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htwfOBHcAACH/C05FVFNDQVBFMi4wAwEAAAAh/h0gICAgICAgICAgICAgICAgICAgICAgICAgICAgIAAh+QQFAwD/ACwAAAAAtwfOBIfZ8Pt+a1VLeIaxRWckLTT2UoTGuKnUTHdnha9FJiagoDskR3BJf6p9RDmkloQiI0DJyUCdVDnGspZpVShgc5RTlrmzbFG5o4Buf5eWdmb7/fmlqKg/hM+1w8lbKyFHJhyXssV5bWpGX3LMwq5gRSlxXEY9SWZCj9aFhYXNkGNGRkUpT5EuXKgqVnKmf24zNT0zPz8zSFpNk9AiK1nKhmV5pLs7XHFMOS4gXXTr0Ju0tD16k7BHWFxdV1VvQiZLbX62lHWmusjgv4xjj6PC4fa0hnV9fTS/ysomP1XV1tSVPllMnNaDW0sMDAuVmqVfR0ufY01tka/JxcIyabg0NjSfyd1sXV8xHh2GprxAQEDHeFb148s5dcTSkXhihJy+bkwfHliFkIweIh84bLeJjkSEfG1VntY8TFVca3iZhmsqJSZRTlBRVi2Tqbue1++bcVPKzsxeNycfNmxhMEAvOiVcXC+zs7NlZmT+79eHvuCHnKkiHiTOzMF/fYDOknxWYoo0JiXNkXNanNjnUIFNice4sJg/O1O1qaDJysxWnMiUhZLEkHhNZIXDdUy2vbJ9YSN4MkjGqITKy8K02e4uNCpVmtWUfzSK0uw1NVrOzswaHhwuLizdzLnOyswiIiR8hrvx3LFNTC0jIxxDGhwmKxw+MijT0NImIiUqKx40asR0SGw6Oj0/Nz4UFRWHgUaCrty+ukAeGhwmHhxLRiI9MTmxzeYaHiWyzpzNl3rOz9QeGiYiGhw6NjReQgzenIAWxoAKHGzGdNhwStQqQOBIQMTqdFhmatTQlJDwTrCcxIDwNpScsPDiRODQ0BSwLnwmCmw2FsTiFqSoQNhwGnSeOCSsFiQMRlxSpPQgIAhwGsgwLAzy1jTmLiS+RCTwRFhYqtSc6DRavtQofOAgFBjSnKioEqTc0EgQcOAkCChkDCwMKsTIdJjInNzI8jTynLQmJiQiJiweHiQqKjQeHhQ6NkQqLiwiHhQeHiwmJiwqLjQqKiwiHhwiJiQeHhw6NjwAAAAI/wDfCRxIsKDBgwgTKlzIsKHDhxAjSpxIsaLFixgzatzIsaPHjw099RvZLx7JkSZPpiS5EuXJki9bwlQZsybNmyxt5sTpkufMnUB7Bv0ptCjRozKT6jSq1GfToU+ZLkU6NSpVp1WzYt0KVWtXrlLBEvUEsqzZs2jTql3Ltq3bt3Djyp1Lt67du3jz6sVI1hO+vu/8AhYcOPDfwoT7HlY8eLHhxpARO078WHJkxpYzY95cmTPlz5NDX+5MGvRo05pLi06N2vNq16dfq45Nm7Xs1rNt14atuzfv37mB4w5M1ORK4zmP/0TuUrnz5NCbR4f5XLp16tOZY7+uvfvy79W3i//3Hp58dvDny6Pnvn58e/Ps1ctPTz9+fffz7evHn5ws4uAA4ibgbQTuFmCBvh1o4IALIiicgwomyKCEEE74YIMYUpjhhRp2yOGHEYJoYYgkjmhihShuWGKKHq6o4okvsiiijC62CKONoQnkV0H48OgjQT0C+eNAQRI5pEBFInnkO0kyuWSTUD4ppZBUGlmlklc6mWWUW05p5ZdYgqmlmFyS6WWYaI6ZZplrnqnmm2zC6WacdM5pZ5d4mglkX9dd9dWfYQHqZ6CEDmqoVYh6VWiiYjEqqKOLKnqopJBO2iilmF6q6VCA9ZhknXm2Gaqco4Kq56miokqqqqam6uqqr7b/CuusstZ6J6u3xporrbvaWmqvwP4qLK7D6losr8f6SuyyxjKLrLPKNivts9NGS+211nLpn47cDvaft+B+K2645I5rbrnonqtuuuyu62678L4rb7z0zmtvvfjeq2++/O7rb78AqzuQSDTlx99+8B2scMIMv+ewwQ1D/PB9EVM8McIXL5xxxRhL7LHFH3dM37b+BWzyvyifrHLKLK/scsswvyxzzDTPbHPNON+sc8487+xzz0D/LHTQRJ9MEFk97ohlkUyHGWTTS1sJtZZQT/201F9eHbXTXI9ZNdZdfx022F6PbTbVWZ8tNtpqd83222trXfbcVre9Ndxkyx2323rz/2033nMDXjfdaROOpWAiaRfppos/mqnjjFsK+eSNVy655ZVm/jjmm1/uueaRWwUYt4aX3vfdpwte+N6o+2163q6zrrrdg8t+eu2wtx747avnPvvru//NO+296/4767gbPzzwyQN+fO7Np7488sU7Pz301Usv/PbAP6979LH7fv332YevPPe2oy+++ucbrnTSAxct/9D0z29//fjfr3/++R9dU8gaAyDHAgiyAorsgARE4AAXuLEGCtCBBkygBBn4wAr2wz+HgR//9sfBDXqwgyD8oAhDSMIRmrCEKDyhClPIwhXWi3Qke1PgxDTDNNVQhlOjYQ5tuEMc6tAgPWzSDf+FGEQg/nBIRDQiD5XoQyQysXBZGiITk+jEJUmxilEsIhaP2MQqUdGLT3QbFxOTuM91DnSUM2PozsjGNboxjWjk3BvlCMc21nGOhhpdYbgYpyuC0Ypa/GMWuQhFPobRj4VcoiIFaUhAElKMi/xiIrsoSUhS8pCBnOQXK4lIS24Sk4/spCgz6ckpgnKRmjSlI1FZyi1G8pRdTKUrL7nKWLaSka+sJSdJOcpQ8vKXvgyl0o4WpJJNhjWlQeZnlHlMzyTTmcuEZjOfOc1oVrOZ1wRXNr+1zdMwk1zYBKc2xclNcnpTmuZUJjXTCc11jiuc7xxnPMs5z3O6UzEFIVifKBj/QX4qEIL/tGBA+wnQCRbUnwYVaEIJqlCEmieGOtJgNQP0zXqq05rsfOY96WlPjFq0nR6VZ0fhKdKLkpSjJi3pObuZUpSuNKPR3OhLP6rRkLq0piedqUpxulN00jSmNtXpTYGa04r2lKUgLapPjwpTpPJ0qDI16lCdStSeRnWpU22qVospGdIZRpdblJsYxTpDsubQrGBCK5rUqia2fipVb11VXMs017DClUp0xatd5apXRrq1r4X8K9nGetfBlrWwdyMsXw3L1R2VsWB2pKNk1XjHyk42jpS9bGQzy1nMenaznxULPr+6Ryiaqq5+RezbFJtXxqZVtYJN7GEXK9uz/8L2trRd7WxbW9vX5ja2urXtb3HL2+D6trjATS5x94rc5aZ2uNBtbnSZS93nSve61Q2sc7U7Xetml7Xf3W14hYvd+KmJZI29TQvX60L2ure98H0vzY5GHPEw9L4Dze9C9evQg/q3of/F734H3F8AGxg66PUqUOUb3wYz+MEOjjCEJyzhClP4whbOsHvNW1qlbQusq6WiWEW8ViWO2MQl/tGJVZzivsbVxYMMMYrbOuMXg83GW8Mx23SsNR4nlsQ0ZnGQYXzEFRNZkUa+cYyTnOMld1VH/+ssaKeMx9BaVspVpvKVrazZLHt5y5LSY4KxyCUm79jJQ1ZykVusZiSzuf/Ja04znN0s5zPH2ccyFjKezdxjNO/5zXam85/r3Oc7+/nQhk60oBG9aEU3kc8/rjGjHw3oQjf60pQmdKT1PGkgD/rTnZa0oz0dak6P+iCEKe1hFKxBqKJrolaF6blg7eqfzppetO6orWXN6137Ota/rjWwhy3sYuua2Mc2tjq11JcyyoS/AYb2gaUt4AJXO9oExra1qc3tbH8Mg2M2JrtyXdNgJ/vcFzV3upG9bmWDVN3vZne83V1uedeb3gu2d77xTe55o9vf7f73vQW+b4L3e+ABTzjAF45whhdc4Q2P+MMdfvCJS7ziGB9tmMCNpBji+SDCVaUNFStyGZJ8ryX/F+LJn5tyhIQc5TBnecy523KQ+7bmOJ/5ymmu89nm/D8DizKXsQzmL3e56Eg/utKJvvShO13LlhMzV73quoS8XOZY53nWd851n/f86loPe9fBPvabf93sW/d62smudrG3veyAhnud5a5jukfR7jTE+8jfzne2+x3tbv973PsOeL2bnPCDF/zcbxguBQ8sva9eeMbnNXl4Vf5dlx83rjdPec5b3vOYB73mO0/6z5c+9KcfveXz+Rdnv6Tb2/b2tacte9hr+/a0j73ucT/7kT2e1d1C/cQzvy7iRz71xRd98pF/fNM7X/jQV330l/986Vuf+tNvfvZvzXzuVx/719d+//i9v/1e69v45B+/+fmtfPGD//3uj3/64T9/bYrJw8Wcus0TyVtLJ29wgfZ/ptU+AVg8AOh/BjiA1tNmAmg+B0iACGg2D7iAc9aAwUOBBSiBCqg9FZiAXIMZQQdZT2d0TFeCI5h0Jgh1KUiCJ9h0KlgpoxVu3tMsYjOBHJiBhmODVReBObiBOwiBQIiBPFiDPniBOEiEDliEOmiEQ8iAHniBN9iEHaiBSViFUPiDQhiEUaiFWLiFWfiFXhiGXTiGTMiFZQiGZLiEaqiEbGiFFthqGtdhHOZYEleHGnaHGJaHeLiHRMMjJWNfvWd7ucd7ghiItXeIuzeIimiIieh7wP8nhy1TcXo4iXxYiZR4iZaYiZi4iZrYiZxoLmhSMk7CcRHFLX0kSzFmS73ESquoisDEiq/oisEEi7Moi7R4i7aYi7tUi7uIi72oi7BUJHTYLUL3gsbIgseIgi24gsqYjC6IjNAoKFL3iBhUcyoHjCCWir+4jcHYjdnYSNrojeH4jbk0juYIjuhYjulIS+eoju7Ijuv4SeQIj+8oj+1Ij/hoj/FYcvXIj/noj/rYj7MUkP84kAB5kAaZkLjURaI4TPDDJDIYfJcBaxXiUhR5bOq1IBYpfhe5bhkpIRuZfh0Zbx8pHCHJTiNZbyVJURrZkiDpkibZKXuENFCmOIxIiIj/iJONWIg8mZOL2JM76ZP3RYodxlVwSFWLUZEwyZIv2ZQx6ZRM+ZRSGZVUKSAn+VEpmW8raZVLyZVQ6ZVTCZZVuZVkiZFm6ZFnSZJpqZJrqZVtmZVwyZFyKZJziZJ1iZV3qVJxSZd8aZf/8ZBTB1GkNWasJCtVdI1ns3+6dZgKsTaKSVaMaXWGFZkuN5l/hJil85h7l5iqhJmO2ZmNaZnVo5mHx5mUSZqeKZpd82FwKILOyIzP2IzRGJu0CZu2uYy4+ZoXVJSlCIms6BCpKVunCZqSKZyXGZrGOZrEWZnJaZrHWZyL+ZzMGZ3KOZzWKZ2oiZzU6ZzViZ3LmZ3QCZne/3md3Vme3Hmemfmd6kme6PmZ7Jme7+me4zmf5gmf9Nmeqmmf9SmfVrItjsF6jtebSNOW9ZRrSal6BupvB0p9CTpwC9p8DVpwD+p9EVqhCHqhDIqhEKqhFMqh5mShGSouwXc0jxVlQKmTKPqTQnmiKhqULpqiN2lBJhGRvPlVu/Gg3QSiGxqiO9qjHcqjP+qjH+qhBUqkIqWjQZqkQwqkSyqkRcqkT+qkR2qkHIWkTaqkUYqlUwqlWyqlVUqlEwmmmmGlWXqlZlqmaNqlWvqlQEp1pehho/h7vqlyPbR4oZSKipl3d7qnv8mnqoinsJSnm/mnfspJgFpLglqahNqnjP+6qI5qqIXaccw2mNKRm7N5m69pqbK5qbWpqZ2aqZJCEjFoXqs2p1Z0eHUXqaeqqnfHqnraqJAKq4d0qLTqqoMaq486q7aqqLjaq7oqq6sKrK0qrK+aq8FqrMOKrMXqq8fKrMnqrMv6q8p6q9IKrdTarNWardi6rclKh3EIiaUqg2/5Ip2RkRMaUuYak+dKUunKkuuqpuiqU+3Kle/Kpks1r/gqr/pqVPnKr/t6r3q0R41VoiwaowZbsAi7ogr7oi0KowlrHsghmDsSrvrHL1bKrv96T/0KsP7asRz7sRqbsfHqsSFLsiMLsidbsiiLsSbLsisLry6rsjKbsjQbszX/C7M4a68za7M8m7Nh2rI+O6Yi27M6e7NFS7Q/+7JV2leiSDoUK6CQdIpXYqiISafQOaxWO51Ym6h5V7VcO3Je+6tZy7VhG6xjO6tlu7Vi+7Uml7averan6rabCbf01ZBGok+K46mYeql627egyrd/y6l7e2UvMY01SpPDJCp1l6pge7Vvy7Z027WOO7eQW7lre7lma7mZi7lqu7me27mg+7icK7qfS7qhS7mji7qlq7qnW5qR27haa7qyy7qz67qa27pya7upq7ury7u4O7m+W7tNUi5+GKdQ67R2y1T/gn7rZ3DtV3/Q27wQZ3HUy7zwdnHPK70Ul73Xq5Vbk2oE/+uwCyu+DHuw49uw6Gu+5VuwyDGjkhqgvumtDTev7Nd92ou99tu91nt+3Mu/+eu/3yd/91u9/Vu/ARy9+lvAzvu/Blx+CczAC3zAA7y/Dax+D3zAQYZPEkuqG7yQQfZiVPubkJm1IfynI7x/JZzCaCvCLGzCLazCcfvCK+zCNAzDd3fCM3bDMiyRpIUY55F0YlAS+9APmiAGmtASLRjEezDEulAUQ9cPe7AHQezEgfupgHvFglspOxEPe6AcXJESTSwKU4zEL7EHI7EP+yAGUqwJgvJ6u0mKGXS4RkmazmJJi0nCM2zDklvDedzHMczHf6zHsCvIbbvDOgzIh0zIeP8cyH6cyI28x4qMwo88yJNcyIgMyZW8yI7MyJy8yZ6MyZ0Myp9MyaFMyqNsyZGsRJwhQ/iHvHKKuFn5U0ipVbJMy8p7y1lVy7qMy0LVy1Lly1gFzFc1zEH1y8YczMesUVfyYeHrxd7GxrYgCg1wAAfQAAnAxosYC/3wA0SgAUIwAbIgFNZmEhTQzULgA0ZsouervuTbzulrH8bBzd48AfMgzjPhHT0xxP2gz+ZRxFNcEk08H+0LEx0ssAU9UgqsVMSs0MWMzA690LHG0BId0RTtahNt0RWN0Bi90Rrd0S3l0UmV0R890iHN0ST9VCCN0iddVSZd0inN0i89y7ucy7z/nMwNDdEtrdIubXLeMpiv/NMPOSo3ZHaV9HGVdiRFDahGrWlTG0ZL/dRKHdWPBNVTLdWFadW2RNVXXdVcvUgxFVGegLffUYIkcQXTMAiDoARX0MS2uQ8mIQDdnAPojIIk8QMAMM/2kMVVPLhWrNeRMxJiIAryLAQN8M9HgRPK8QAUUAgTYMZOoQm2MAaFEABsPMY+4cYjEYMV+75Pa8mxG3I4xiZJ3dVZjdWjvdWoXdqkfdqqndqs/dpObdqxvdqz7dq13dq4Ddtnotuhwtuo4tuuAtywItyifdvEjdTGndy7rdy9zdy/7dzBDd3DLd32d3/v69PwO6A2fa5fWZZo//ndagnebCnebknee+mX6I2Xfane6a2XeXmV7r3e8R2HTTNMzazO/BQPYhAP8aAGSjAIBeAMgLCI+j3Edj3P4dx7KwHX3jzXKbG+6/yw7szOAg0TYsDg38zG6MEcxxEL2qzYd/3NZhwe93DgOUDZPfEcAx2xcziKm328N0pw9+Ld4V3j423j5Y3j583ePD7fPQ7fQN6VNH7jRJ7jRb7jPp7kQd7d4yrfSx6WQ27kUo7kTz6WTd7eVS6WWh7lVC7kTf4lq0yUHifHburUnoAEGNABHWAAHWAHR8Dmk50AMYAFjuAAJAAk/PAOIoAFBpABN0AAIgACbO4IbG4Ah1AGN/+gBu9wCu+A5h3gAiTwYWFCACawA0FgB2tuBw7QA4DA6ATh6IXe5nUeAKUwEKdwCiLQBqEe6kBw53reBkfg5oVuB2lAAtcoSX0U2k+U60Kt68iNp7yuKnKG64ga7K8y7Lte7MoO7KuavPHDJ/tBWZ6gBoBwBdRe7QmQ7YBAMC0hEmyMzZ1zEmIgz3Kd109MHYM9AfbwbH6LxX397nx92CyxDwdO2PX84JgNFCYRCw8wBt2sAXLtCUPcEl18D/6uAfPM31OR75lt0C0uoJv9urEEgBiISsY+K8j+64R08Ry/7Bvv8RYP8hMv8sTO7Cb/8Scf8ik/8itf8ij/8ioP8yz/L/MuH/M2P/M3X/M4v/M63/PJ3vI/T/NBn/NDz/NF7/O/961CQqNiPofcPTpnjgCYbgcGQPVtbgABAAgEQAEgIAEBkABqwA+MfgpI4AV2cAElIAqiEOhr3uZubwCFUAKA8A78UPaOkAZxwBmnHgM74AhW7wiibgB2fhinwA8zkOZUb/VsrukkIAY9wg+p3vZTv+Z2LgqvPuttfgQdcAhf7/hi//mFH/qgP/qiX/qkf/qmn/qov/qq3/qs//quH/uwP/uyX/u0f/u2n/u4v/u63/u0Dw8CUfhXI+nE4SgM1A+AoAQFcAADcADLfwAArgQJYAs7kQADoASAcF8r4dYY/17Y0ZHfKlHv4KzNEF7+Ey7h74wdipPu+uyaHP4SsbAH5Yzwcg1ZJX7X3lwCkFWp6k8dYg4Q+N698/ROoCeBBAcqHIiwIUF8BSUqRDjRYkSKGS1C3NhRI0WMHjuG/DhSZEmSJyWmLAlSpUaWKmO2rEgT5suLOF3azMlzp86aQGeKHIoSKEefK48GTVrUZFKkQpc6vQmVKU6qPaVazfqz6VSwXMNuJftV7NmyWMeaTcuzq1KoBxc+hMvQbsGDCQsa3IuR79yEAwMbHHjK0wwMHVzc0AfP0x41nvhFRDLkyAUSBE694/dABAgDARKIUSOizYUSp/RRUYEhiCPUng57Uf98Y+5cfjawGOjgIMQNQC/+OOkAO/U7eO+QeHG0mAC+FyKIG8hww9MpfKZR41PTPbIoAqJKny7x4N0LQ64NxAZ8e/Dg2wvfx48/n357+ffxC9af339/+wDcT78ACRzwvgIRPJC+BBlcsL4H3YtwQPgcfGczfgrj55QML4SHQw496WfEePopkUQTURxRxRVPbPFFQJQo4IABBpjxgEEKUAIQXVY0UQ1IclQiAVt8dJFFJF8ccZ8fiNBAiAnsSdFHI6k8ckorU4ynSQ1y8GGeeGJRcswkrzQzyyrTJBPLMtFc80w124yTTTrhfNNNOe+c0848qdSynx8AeLIBMP/008//El2M5wEun5xgjxX32IdRJ7v0QYx+9uHzUConakgvwvZiyC+IHiLsv1P5QzXVBiVU9VVYU40VPlpdXbXWA3G91dZZeZX1V117zdXXYIEl9thhk91VWWGXdbZZaI1lVtpnqY22WGyRrTbbabndVttrwbV2XG/D7VbccslFd91z2/3WXXPflTdeetWdS1SkCKuwVIXkMvWuhfra66XJlGMuDRLEOGWzhjYjwDQ7qhNloBh2aO4GAi40LZIS4JmMgPEcySABApDAoDkS9rhwww3xqdgOA5goBS81nhMhCDscIOFC5RJLIw5RFlYDsQ4wC88T7UrQ7Dbx3vkMtQ0H8qwN/5ETAJGmlEKKKWu4tIpqa63A/knsrsn++qmy0T67qrTZXtvroMyOW+253a4bbq3pzjujDDfjcKHNkpPPsDoPTfRFRbFU9IoGDjhACWcGodHxaQAhUQxMARkgxwPm2EVx0BM/nMR9+hGDAidzaEATxA0d3dA/rzQ9UEc/D711FEXHHfbXe78999191x144nn/3fjhkQ/+eOGXT7754g9/fUUuodzH9talp3NFTSjV4MlLT7ynUSj3EANSTZrXXntR2w/4/X8dAtgqtN52Sya47XaKa6zzxxt/r+gNgF0zSgD1N8CoFJCAAuyfAf/XwAUeEIIJZCBR/BfA/V1wgRl0IP8GEXgVCVqwgxv8IAcj+EARntCDEwQhChVIwRC+sIUrTCEMXVhBGZrQhjTMYQl9yEKMyGUwHuEXXuYXxCKC6l8JEUhCGMYPJCCgOR9AhUAy5MR3EIACRSvBFTzxAAoEATXvmJjTyLO0zZjMEToThck68DNRfegUWgxCIUQjBiy+4wFoAM3ICLIcO7iABBMTyMNAcIEASMZpIJBACfrGmduYppHvUMPE1ODGDJBgLx1iooVktS9WRSgwrQrlqv5DylGKElWgTKUpX4XKVSoIVqyMpSdh+Sox9A0fhqGkQNSgD+xwRpf8KAjDkCMYNXSyWQHiED6u+Lc</text:p>
      <text:p text:style-name="Standard">PrexvxHQemzb/ZSIx7SEBShgAJCCnhDk0wBlKEOcAGtCAAYAzFprQxBVkVIAZQWIOVsNT4fqxB1Fgqh+xoJ0QfCAKTWVqnUaKhT5jcSJJoelE7DRR9RoghnWy00WSiocm9FmkE8XDE5gSQ4k05dF+WLSjeTqRLkq3D0kldB+lY12KUDqiXaTPFmIyXUIBytAStRRSASXdkiSFKZqaiKX7EJM+xcBSH4lCRKzTZ/RW1NGKsi4eYrCFJtYJKR+xbg9WHZGIQqqkRMWjSCnKZ4nEwFVNlc5KY93okVgnplgQdUSaYJKghPDQ4nEKSSXK5hgqBaV4xGN8lfLS+faqV71OxF9J/FRj7wKq/1ae0laRjdUrJQuhytqyP5fdLGUNlFnM/kqWotXsZkvZWVeGFpSTNe1pBQRa1prWs6Nd7X5qy9nXkla1rZ1taVELW9vyNrWx/a1uiZvb21pWtsMN7nKBi9vPGre5xU2ua6Nb3d7u1rnShS5thftc5VL3u9wNL30GBpLQzq+I8FOv/E6SnIUhxhEIkx/LCqOGGOwGjiLYzcg6dIqnBaCMBAFjEIDgAwLMgDmLUcMjsaObQN5gMhnKUDGJdoEJiOEdREsDFT+Uoad1bCBJE1zU9gJg8sD3QmpczMSwAyKWwVjGMabxKT48Yxxv6MY15rGNc/zjHf84xkHu8ZCFjGMiH/85yUX2MZNrvGQgH/nJUpYxlO2rkA1VUg1+8xDg+JHLwgAONxe62lL45bf/DqRDPCOIPd2kvn2OaA9zOMCMNncAZ+DIcYMYxADqfABIfJRx8CQ0PAfAozgrTxMEYEClvicBJlBgEo6S0lNNAAJBfU8DW3DADebBVamGFAk1cPSjLyWGfk5gHgeNhwiq8D3rrVMXMUCAo/EggUuNVRNg2IEG8JCBGIDge1vIgD5Hl7h9xmPUpd6CEEqQvhHFAgk7YHYjrzBWW4gBB27o0iOCnektXOAD+cxvpjXACSZcAdp74PWm0/AARrxa0+i+Qo/2GYtY2OIeJsCCuTfd6XmIgnT/+yBArTW96Uj04qsj8oy8v5cDF3wAU4oSExjtOgGBR3tEC8jDpgMwAwR8jwYJMPj30K2GRUta01sAgsTPOjsnQQl72YvdmBKFUvJNwHvgg0em1LS+mh/OfX+JnxIf+xC5aPAtdmNLD4H4wxrOkIRPp3rUdSh1Cl5d61B3utW5jkOwxzDsNxR72cl+dh6OPe1mXzvap+71qndd7mp/+9zZXne6Z/3rd9d73PN+FR2akoCjah9kjyiwgM32bwarDXjYvDJ84APeIChECWKwRZ0VrCAk/tthME8CUrB4kP06RYHHCEljDsSQiAQEPJaDMlG9gBFi7EEZA6zh1DPMNIco/wEZIbkAPVRNDZAcbWuNf3zkJ1/5y2d+853/fOgzf2FkhgEFHBCADzSRLibYgQOegIrhU5ggBGCEEwJwgxKT8lcFWfM00ezMzXhVeRmt51PfSucC1KgAfbaR5HLk53jag6uChDortEGAhCsQQGvykxYQtoMbNkcQFNVJkT0ggCjwt4PLgTeQhZCyqu5BnQcctjcokur5p32KAXnLgRLYg12IhXuItxDctIhrhREBg1cAADwIAofDgzJQK5tDETAqtZULADFZFEaYtBhkuXFbERy4hC4pBCQ8OGc7whDcgg08ETAIOTxAgQuswkVYwni4HgvEQE3LASiQhcAKKRtwuP8MfISmGsMY9CdjIxF2sgFus0JMKRKO8gK78oEHQABBOYQgwMAtcAFDqAEyFIJe0IUT6aeHoinZMZw16Yds8ytYcwAkBKy58h3E4pSVMBW/IBXEc6yhy6zZoqxiKaVULJB9YUVP+qRXbBVXTC9ZpJBYfJBZ5JVarCVdxEVbpEVf5MVfNMVhLMZWLEZhPEZhTMZbdKVcNMZmJMZlnKVgpEZgdEZktEZp1EZovMZthEVvJK1nZMZwVEZuJMdexMZpBMdv3MVz5EZzZEdjfApiLLz4EQwjGjpRTDqIWDPXOxmECRp8JAwOgaLEcAEUOKQSAAR+iBozqjwxE7028pk42CT/1fu8peEMGPMEUbCB4IOCBOiZNwKaCouBGqCOGxg+M0KN5KiwwdgYpemOOQoj1FBJLGuyKgORIEuyG9tJJNPJnJwyHQtKovRJocTJoTxKoyxKojSypARKpWxKqERKqnzKpXRKquTJqZwwzlCwDoADKYg4VAgmjQEBU5CERlLJzcAHkDuCTOADINAkNPvJp9QxwPkwg3giNtsQEbmmajocyAAEQEgASCjMOZgDD7iBwzxMw5wDw0yAwVSCAiy0BkjAeBAF+gOeeOA4TRuBNMCANig1OcSUGejCTQOCMkCBQRy2AEi0PwQ36sAAJzgCTggAi0o1e9CFBUDELgmAcfgq/zsctgvoAyeolC0IgNKJhywcNgBwNhMwv7PiRHzrhwcwBtj8TOKoTUwZH9jMANCsFDwYuV24zCYcNg0YARTYgSg0gEkLtz5og0yzHkq0wU0DAEHhhDR4T/CMOK6Cw027gNRchiHMOM78zz5wDSLIATdkp9LMNE7wztXUgISztxXpkRl4BZFLgJUaqeXEg4gDg08wzxwAgvfMtByQAkExgDSgtmErglFIkeqZgF3wQaDjRNeRM5WTwkvJuDip0aDrB30sRSE1OvfiR6w7Uhu6uh2im/upH7Vw0iZtiw+K0qZ7UillISq10irNUi6dUi/F0i+Nui4FUzIV0zCVoTE10/8yRdMzZdI2Zbo31SA2XVM3pVM4tVM5rVM13dOMOK0WWiz3Srx7JEX2EhWBmMtTiKL5igPc65ArIwjTMAA7mC/bwLKVLIFCEgMwYiTsEwNFXQzAWZgFGAIVJcnFCxUoigJK3TCAZFQCeAEKaAMDcIASEJUAMyKF8BtJ6r13yAfuswM7OD/x2yVfacbVso9jxY9k9Y9lVZVmPZVnVSZjjS5opVZpvcZohS1k7Y/4e4cWwAI4gAM+mKQv60oMOAJEgANJcIEECD8OsQEQ4INMQIRGskjyEjP50RCNtCJjkj84O5JIXBH8KzSCLViDJdg+m6dx2APZcat+ADkJTDddGIf/XcgvTZO5guLDTSuCD2gFMWiFe0BBWPMBE7GFH0DCSCCBXTircRirhkqdf9rNhyPCEdHNjpNQEtCUWGjQJ4kDTaHP74kED8A3dnJZFlmokw3aOIiplsUcfWoBeUvZPRirGeDN45QSbeM2X3OBUcCGWPBP8LEFW9gDRuA2D1W3fgDRMoSCa4uHWcPQLlkdSqQAQfHQjhXbfhBZ8Dkruj03H7CF3xyHcdgEbWAqjd2CMywRXRCBO3yDUMsoTehbmeuH8ewHqNUAULDN14S1CbiHwHI1TcMDC/gATRiHGeg1R1ErR5zDTkS2MdkHXYC3KBxN+kueTvQRTxHFUAkVvSBS/yJtR+KKx3GBFs+61uLVRlwJkOSdLmdl3mqFLuNdFuV1lelVVueNXmGpXma9XuSlXu5lx+WF3u61XvEFX+8tX+1tXvT93vR93vJyX+vCXmlpX/kN3/et3/O93/Hd3vXtX/01X/L9X/rdX/UVYPY9YP+NXwKG3+Nlx8FLL0KNYMY6OoBhv4UgJqJxhA7gDTs4AjuIy/9yJjpaDx+wome6PQLQh19FGTH4x/kiAV7qkGkTmQ+YPp4xVDX6mZKhDQ724A2mL/ZDsQ7oYJjZ4GBNABBrg+LgDQ2GDdFwMAqjMieTYiqeYiuuYiy+Yi3OYi7eYi/uYjBuyQzRjXkd1wnIGP+NzMIOyIRO4IOI2wNj0g04QIROqFeNlKa6rDLi69MLAVRn6sv6+0GgG9iDLeSDHYTKvAdbSEPlGZHLJbYr8BFbWIAU/BJNKFCOtaipioc9WMNNK7Z5kFkNCAQPqLQpMatUg0MrRNt+uAfJ9YHfBFJPuNzMXanl7LY0sdHNrIHvwYVSPuUV2Vx/8sGN42UNoAEP2IM9KE8J9QB2OqgW0NrjlAX0abdjHoWfhVsrFIWWCqxHzgBAiAXOxAOOHSnTaYVo3rQ38FiNpYEXHRGqWuSj4kxik4VYsAdM2VxkplDuwYGOw0MSeQCN9eVduOXjxJ7NbeY96JEtmbQcaM2jitH/mfPRowUdXSjapIW1lGmpevLR9RnFfmmvQv1duhghKPUfJY1Tk9bTOeVTln7pO3XpmG5pmobpPJ1pm15pnN7pm+5pnfZpFZJpoF7Smubpnz7qoC7qoUbSpV46pkZqos7ppJbqqDbqqbbqqvaafXmJ9Ypg3QVFe+QXDQkmfFgOI95gtNaZpaEwBdPg7WjIR/oMDuYNDtYZMCMasTxUShrVEQBJhsnHPnajDkMFN4IZDzaAQxCN63CiSC1iIw4NJEaxud5gnYk8Rw2zClGm6irg39rsa30tzwYvzgZt4/vszwrte4Vf0v6uwOAQPPLKTFjX0QuPETNLKWgkQNgyCluO/yPoBEkAAkZlGMEpLTSTD7v8r4KJv78E5k4kZEN+bkIbgARQQEmkEk3VWH+KqZAqEmF+KFSbNCiREum5ZVKOBRuQwACYh+g82uopgS60Qlng6AsFACvUhnG46BrUwjSoN6AVWjTUq8TRhKR9aI4+Epv1OFHQhSIcEZNNnUcYh6xVZ9ZZqc2E2y7wAIErHYEWFGSWBV24ZSHwWWgbEZATuaEVgIvLJ/VOH34o8VH2gH54ZR71EX4C717Yh3nAKPN26EshHn32gHFYp9JUZzGYhz8MWh8IqnjoWyvUBOyxhn8WsBFxxHlITsRy3STRBF2wRB31BO3Jq9tdEU9pLyXax/+icyxxDN5iBS5z1BX5Va4EaaU4599lOkc5V5Y3V0U8t3M6p5Y8v3Nn+fM+d3M+52xCl0c9D/RCZ+DYmnNDb/Q9R3RAr3NJH3RIV/RKf/TmcnRG3/RI53RB1/TLAvVFD/VOH/VPT3VMJ/VMP3U4V3VKTxCP0OxVCesgHcgzP7qCoQjBrkg4XhhRKCOGYRTQANafqTBIilS0BlbUAISM4YcdRplu5Q4kCD4g5teB8BhP4OsM+AACIICTYbAYSAxESgDBQQjtSKSFqQhiGjHykAfZa4Oc2ZnpayZkZ+q9kbp8H4p9T6F8Z5t/D5ug7ncFCvixGfi2QRuDT3h+T/iPqDD/aK++6xu3DRHI0lOB7iOBLUMILiM/38AYhplLK+YMYi0mMVu8aQLkORHkoEsAG4FumAe0a1unL6+5tA05DRjdWCZaAY+5KNlcUrYdj0KpVxYDDBAUof2cM4kHAUidQxCUQhwFjzWRePBnzH2ErfKRLOTwUWA3nHfnBa/5I7kHjRVaK1cRk+U2BWWdEe8RHHi149wHbXNCUHgEHt2HGQhRPACCd+7Avi0GIGc3uB1druKevvWFXgB6D5hRGt+Dog/Oc0s3dsKqRQHEY/6AGdUnTShPBW0qEtEFk3XoCViR4CysXbN8d5Z7tueSHJDRwqdnx4W52qkSsa+mViaf4uRc/6xqE482lFsnVD/O9UB1oKyQG/u5ajNLfvpRfuZffudvfuh/fumPfuqffuuvfuy/fu3Pfu7ffu/vfvD/fvEPf/Iff/Mvf/Q/f7dg1hqiYFsfaa92n1NNVC+IMNJqyHeIAT2ImBCooycGiHcC34loc6EEvFNqPHnCJ/DUO1FIMHRIE4ffQH78kHjp4IKEp1MY32GEKNCGHkcZPpxCgsCRRX6nCFDocBCfSYIgDsIT6HCgwIISSjD0hHJEhhs53y0F+hPou6dRoVL1WfWqVaxVpWodyLXrVLBOxY4lm9Xs165pta7F2tYt04ciNWIcKXMkU4hP6+LDBw+jKIF3vZ4tbP8SI766Ikk+HAnRU7/I8fpNlkz5cmTMmTdH3pNgQIHQokUfODBoNGrUShKIqczZNed+YF5p2JJBjObIP4hoyOFDDBgEGvAUGWU5s5gfkzQImfAAAQA8NEbts6XpMuwfAGprqO1iVCsxeyJrauGmO/r06afvmV07A+x4C/Ko747n9vPh0/dd1zxZwHZC+DBPPLFwtgBtWwRgjxg4nJfDI7j1I4Yms0V322bz7KZBFx7sEk9wtaXRCmSaKcecDyESN8ousWlyYnOiPEDBdt3l4MIH+8SzR3vC1VcfhBJqFssCNdT2hia6PLcdDR/EEkt+GtCQQIuXbShEA2LMI9kMwin/KIpuvPlmz2SwbeaamZVNNp4uY/CG4ozL9eZDP7GgmVtseV7myTt8OsSnQA0FOhCgff5UqKB9EupToYRt5WhYUEn101uRQmrpV1xNSpWmZXlaWKaSfloYppyKeimpm556aaiftsqqqa7GCuuqoM5qa62l5qrqqLyi6muqo1qqa6/CdorqsMAma2ytr+JaLLLHkrpstM3eSuyvzMq6q7a0QjuttMNSC6613Fa77bfihusstsGe62227z4bL6B8NjotYYkieiihh/I7KMCK/vRYYjNQFFNUMj2U1wwdHWSwTSSQBNEpIuxUAld8UmywIy7coMZd+HgyYxA3LXxKTyTB/2PxBQGIspEXHX9AwCmnxLBDRRdNVVAhGE98F8UFmXzKCz+A0DMgDQ3WkL0iK8r001E3PbXT9ho69dVVP10111Bb7XXXWmMNttdbjy2y2FerzXTaZGf99dphw+0223N3/bbUd9ed99llY8QnXg45Jm5jFCtKlUkJAQ204iItprDhURne0ymJMQVZmrGVmdnmnfezByBKnJbaAAl8lhrqpYdnC3aYeT6ZLvPVFkB/k10XjwC8YSnGDJ8M58rnYFJmu4O9PeIeHmVA1t+ZlG2IXg4liLH8ZGIA+GN97IHhe/LH9SN7fckD52UGnsSyT/OU0Silh7bgVlmFr0T3Rms4XP+iASiPTCiZiq4YuNmGupAOMcQCeWV4n2V0oZ059e49QtqcJuxnvC09gBFysk8KPoAb92AvPUEiUPOWxD5NFKk3AdgSiHy0H87ljjkT2FJkdOGeL+GGArrzgfAssznv7RA7k7nH8wREwHG4qTvN2Qf6Mve61sEGUf0KmL7+ZSgoMqpfdpub1MyWxSuuTYtcHFsXyyZGsZHxa2X0YhjPCMYxmrGNaGTjG9WYRjeuUY5wrCMd5xjHPN5Rj3jcIyD/KEg/ErKPhrQjIvmYyEAWcpGDPKQiI8lISE7SkY2U5CMtSclMYvKSlezkJj3JyU+ScpSmJGSgpLLGrR2ulfqqIhX/o7KvVA4KMQPhiMxQIZWe/I1nAQCEGGyABTskJTBBMUgAPFGSlMXlHS7pGEgGIhJ42KANKrkBXwblCY50wAEkoBnE0kCCK/ADHjPaANIYI7QS0OwqQimBTESxh5sZwJuNasq2wgUXsxCOLfzs5z7R8s9KXQssBM2VQQdKFpxAxXEKewcvH8OUv3kFL4772cSukhaGWo6idWnmQ/lRotbpUHN6yowmbOEB0JDOdCxFnWgGcANdtOakJ5Xdl9J3pQnsIkQa+E544CcGW9jgPM3Z3nBwpIkk5gZ3vCECJ4w4gePEo6i9SUMIsqrVrd7gCu2R330kZDsxhEc8exDPhOwh/5sddAdHrehhZmyoAV/4wEC1owyCZsePBj0oQv2xxQxvw7rKLLBD51MRhv4XmX2sT0A+Vepr+mFV34hBR7YgwA9qkR4J9KJHtTnEVkMbgjto8K6SKU8V5vSi5QghDujrR5TYg5kFCvEyMvSSK6pE2wnIwkBm8k9kN7OLBzzPN/CQ0B6K+xvO4cmmrbMaLV0pxVlKF4rsegp2hUW4SklLn9xFqLkCiq90PUq75L3Wd80bL/EC1F3sTS+ywqtR8J5XvuWNb33zu975qte9/MXvfu873gCjVy30JbB9C+zP/o7rvwP2r4Db2+AIw/fBE1bwew3MYH1i2MES1qeftOmQY/99hbpOjC6gnIbiRcUFus/8CD/4RTF8xKAGdvCmSGjiiIMAAmUEMQg8BSNRk0wkZxQdCAEowmON4WVGIJBAABIgCgJMBCYXoQsSouAIb7bTYj3TZlwgss7E8OkBXv6l4yIqk8YtzqFubjOb35zmObcZznSWM+PuXOc7x3nPjeuznP+MZzcLes95XvOgD42yRPOZ0Yh+NKML7dCJKQ4qGhNMWPQCNEMFTpqCI3SiM6qXMENUuqfAXHBLeqcljkcNDRjNIAZgGpiSbg66qM7tmKjrynRpOGm4gm+x44Xt5CBLIqSBB3TBustoQgyNbcCxR7EH5jFxQzlwQGrn9MDiBSn/PK3wtrfFI0PuueJOzbaFazQRi9sFh0nJZu7mrD0BMGki3bIDhcsadD8IiaLZkVFRGWKzoWJ4YBwgStABSfqAYbPv2AUfLHIa+xs7UcYWtogBFrazonZLKQHfBjcBykqh9FEGDGzdwhuWZJsrxCNJPp1SlXa0U7X2Q0czdFmY5kTzkvIQuJUBYo1qG4v37aGI2lbirpub4leu2LpOF5grU8nHLfLtjV5sG9WxOHWthzHrXee6GL0edrBjXetl3+LZvyj2r2c97VUHu9XJDvett33uca/72lcp97yz3ex21zve/+52uvud72MPfN4Hf/fCC/7vfUe74w/P+MRHXvGA/5/83C3/eLVnvvKeN7zmmR4Wu0+x9Cbm15+eeDgVW+4pDOFYGm4QGEEJ7h00KVkJ1OCTGtsBCCQQAz9EwbJkNlOaTIG9zqZSM3iYAAs2+SXISk2TDdxYYhHBJY50CRECWMwAK+HTOttJEjKLuQ3kCIAYcoKEHTgCCBMQlMIOmmB2IfQt9O9WhNt7f3kV1P4FxX//LRiDFd9DKM5PQI6ixNhDAQXFLI7lmER6HUYCllpO+JhgjFQP/Zb32JQuJIASDMAcTM8pxMMcHACtxVQC2IJiOddrABZ0aEAkeAD6xMI87ME+IBWKDNX6+IbwzGCFvGCTjENjPcL/xEN4XEe9af9CCwnIiTAHCYxHPIgBTgXAXomBFV6hFfLIwV1ITcEbVWFHY/HWmlBGEkUQfaDcEfaDxfWDEuoOb/EV/kRIZgBWgqSBaS2QH3iAgeAgso2D+9SbfCTId9iCXFHWaaEPxzXJPuCGLtTJk8xADWxHh+zC+tAVFlphWWkCEvZHrjnPdiyCKtAHhGxGtI1HZizhBCSRnYRITvUDbeEQntwJyUnGA4xB0E3AKTxQzSXXm3DCBEwbxLGgrkFXdVWXihXjiUXdt2QXgF3YqqzLWagKM9LKNOJKNerKNUrjflHKNkZjuWRjWYCjo4hjVpBjWJgjN/pXOjbYOkJjpLgjOnpjPnX/4zt+Iz3GYz3OozrKIzXeoz/uYz72I0DiI0H+IzvyozUaJDwqpD0OJEPq40EGZEI6JEVGpDjWS9QAoOhtJIspY9RJVKI8kzh9FKGYWRt438fEhZPZQZThgxqsE0b0BNQwlEh+gC5JE0SYpAHcWAmwgj7EQA84QRD0HgmowcYcTDSRhBrEgJIV5UsCGSrIxcLoxEEMzspYUwYkQF5klJ1BGqAZmp4FGqiBZZx9ZViaJaSlpVgqmp+N5aCVZaS5ZVuy5VqGZVfa5VhaTtMYX4jF2MkIWaXZkvE9TlwORkIoX1xQFOUcTonEhxeuWtKxoS18xgE0gFf1wyk0wOigzgE8/8EVsE69Jd0SRUYsyMIOBkCLhGYsWJUL2QOR0AdxfMBdVdVyKMiH4ABs4oiB1FQ8TIYoxMMC+YYnGF0k0Em9iZCAaMIexIP7oBu6xRBSJQ9TaaBj4uZwFIGTuIZ1sKFPCQEJ/E9/lJAGYKcsxIMEfdD+AJxiTcbAFdzB2ciC6EiLKNBy4Ju6WWds+uHwaIJVKYgs2EI9oEKd7ENqFpaHtEBqoZwafMg9oJsVMufQjcd1rOf30IcQOACTfECLFMjLSRt20FaWcM4M0c+E7FRvkZTPMZcNwpZcMUeWFKEOEdebGOJj6lqeJONG/gvr4ai/rFjkfV3bBOnl2ZHhbd7bUf8e6H1e4yUpky6pkyLpk3Zek0IplUpplIpd6GWpklYplm6plXLp3l1pmIIp4n2pmXbplJ7pmKppmaKpmLbpmropmW</text:p>
      <text:p text:style-name="Standard">KenI6jFVmdRzLdMUbR0yUKXggZNzlCB9iBAXRAoRLl+kWMGhgTU1TZQQDf8CkTVDxUkRWqpQ6qlRklxnWAoQ7qCHCqAcSe+DlTzGSfyJzCb4pASqSBB3BfGxzBoR6BHcgqSyaAJwgN+i2GQECMyWQEBPLTWlzjAB6YhyUUsCrUsSarQCnrQiHrYIbFYDiGwgAOYyzgQ5CRRaELA9YSY0CgBLbYLP6WBppUkmiCGkBCaayGV5XgZoZGZSbAONz/QxcKI3NNiBTSR2/8oikiKPQ0gCaK0BbgiIRIYbYtggf0G8Bi5xVK1gbQzj6YqAjBYC/EwrdZFR5EAgnsAvqwTgyAwHfIgmyAFYY0TwZyTsKW1mTYQMMqpw3ICcYuVj/MQBQQ2yMYHBzmzzxICB060HHgoR6mEPTgUBTugQV1By54gLoBrMBWD79qwNGOQ3BcwAToQn843C70Gv5AwRVEBm4QAAI4wLx9j5FET51w7ZLgAQAAAL7pyGK9HJWIFSrC0OewIvptibX5gD28Vs+F62TMSICkohVSW2YMl7XRTnPlyRLtpempHo7C0p4y7joSS+RCGLHKH7w82P6RC3vp/9//8V/9CWAzZq66gC7mdq7mFqv/Va7pju7mpm5/iS7srm7sqi7tvq7s3m7thi7u2m7ulm7vcu7vuq7uBi/pAi/vHu/wIq/vmhfXtUWnmFhH5mjTKUrl7KUnQMxOyuqlehMFBEEhRFk7iURfFIQdxN5TVuVEXdRjcIQddGr7WupHTNk7mNkObMCg2kH5ksAmRMSgFJk4mUTN2J7DuExBXOpOFiqU2SpMFg4BoMQRhIAYMAb8FWZdoiVeqiUG46VZAtoG1+Vd0iUIL9pcyiUJZ3AGd/AHl7AIT9pHXRqpMdPJMBREpdmpOFRirDBYkuSMeRT1lhpDpCjPiSZmPElm8P/IFczBByqBEkDCBw7AAChBAyTAHujCW5VtaC6R51iGgchod2yBBKQBBgTBFtRGgOCQJrSCNRhJFztAGaAACNyiKFSWfKixBnDCBZQBRczObwYn3kKJMWjcItzAWUWsF+PxDhxBd7CHZ+GBK0Dh4coikdCxHYcACiRoAMTCHhCyAeBxG7wJyoFss52nX/GPcCSP3JYobxCcwXFQF0tAGy9DjVBWzpIQHW/BBVByEATdxOHgCDgAJWvW7PSWJsRAttWxL7sxzVohw3UcdhDVeRhRA3AOlKiQh2bGK0pII95cHPeDXAkImOwQZPIcf7CoHZSAhK6nmkTGjLDkLmynEI//az807vTyqTLuaPSC2eWVkpD6EZFund4A6SPFjT8HNN0AdCEJdNz989gp9D4bEkLrHUN/UT9H9NtNNEFTNB1Z9EEX9EJftEdvNEZf3UCD9Ec7NEc3tEabdEj3TUKXdEq/9EirtEvHNEy3NEnftEzj9EtPC+dN0dJFb4+uHvTKkk/8qV4QgKHUjMgwxPaJgu6JBKMiDqrmmGD+RMoodc2EhFHWjEa4sBp89Tt89ZA10/KJAlc/juQoE58YZVEoNU7IBKCoAVJPlGCYtUhpxFQuRTpyWLNmGOlW2IcRqzPqF+UmmGET9mBLDlMcYKnFZAOK70eVhKVl0bb+n0NQDC81/5MMCxmhbOAGwnP6bI5vUa0fjsMUj0MrJIkt6EJv8ia91qtlaMID/PGPCIETuKFa7cMeLMDMYo8QlIDeRkaR1Ih6KAiZXEmWaKLM1kgG8YfXEndxf0fJ0Ub3OGbJbgYtQzd62Oa6zcib1McWaO2ymee+PUIcJxHyYIiabEgeTjFSbUEHFLMHlcBmPAlvazd6NMc7sGHERvcogKz72IB8q0dzEND6SEk1q+ECYEEXF8HWiqiPFIEeXkZysdYE0FxvvjfOueLfisIKejZob2dw7y0bXofcgnaNTgZ07el0TRfj3jNRR9dGUZhgOy+NI+TkQuSt5LhAChiPT6SPD5g2Ov/Yj2OjeBX5kAc5QCX5jgt5OB65k9spkUd5OUL5kj/5lF+5lCu5jW95k2t5lWd5l4c5l1v5mJ+jmae5mKt5ma+5m7c5nH/5mSM5lsd5Q9p51SkLqfx0jOcpjH8kp3UrpnkaAUrrpH0FSPaw+KK5woTUQ0R14NjFA07lXxqfLVlOYg7m4ADwwmR2jP3oSQ+pl8opm9JpnJ46nKa6qas65FWr+pIaYyi24RDmAkrFo/3MW07aVUswr7+SSNVoz2ExbPMQulXGvOqJsGdxD1Htxb0x9ODI9dAof4tAEKgHJ0ABFewcebRCBQ24BDDBg+/UliyieOIBEHyAJ3C7CTj7dl//AAloYslxTxnEHLJ7YXczgnxvgQGAu7rFgi2MA8Z9t3fcQHhIhr4ZT2XtwYf0D5pYTyq7Z2AhQSRut8dUCXabWS6nBye8wQcElS7EQgwggMBvwcuuW5nEQ5cIfB1DgQZpSQlxAnAHmxru4Lx9SGZsD5NI22s5VW+EaGSIgjajsrYFccmOpknBtmOmOIreKCwt7jxPhfQ6/eKiupU29JFK3py2+puuOtdrfdb3NNV7famLPamXfdiDPaujfderPdmf/dWbfdq/vdsTXtvHPd2zPd7Lvd0vXt2vvd77/d3/fd8Pft4HvuGzUmHEqdQPtem1eHRtOqaZBJ/IZEZd2kgM/wxjBgxQ6PDSPBHk2EUPX9qsxzoPpwz8NZPlFw7nNzZGhdlmu+6ZByCkTC6v0L6n2P7sAySaowvuy6M77r639H4+/n6ON4Wni1pkl5pi154ZNcWo5V8DXuvCDAxiPMYje3a9eyH2h3YQv3ZoXyGPLGfNUYgmjIMmwJBrKFuSfDxqkz9V9VudqFuB7ILF74EnxMM+iAIK9UdrqOAuAMQeMXviiYm3j+C+WLFs2drTD6Kuhv3m9YsH0WLGixA3YsSoadxCXbvinVIYC6Oufrp0jdO1Z48mWxANZuwnBifOijfjwdTUauNGhA9n9gSDQAOeMgNj9YxnSxNKlBdj7dkn6v/pHlF7du36idPTzai7ZMnao0tmwYv7aIppJQakJq4h3Yq5ibOVKJQe4z2gAEBDJA+iOPazCnGcw8KGH8bSxFGTrlhA+xG2SBCl5Y4dF3v0fDEoRtCiSRfm7Jn06NGe3rF+1xrfa9ewZb+m3dq2a3yzece+Pfu1b9/vhhO3Hfx4cePHmS9Hblt5c+fFoyun3tx6cuzMr3P3Dn27dvDfxz8XX945+vTVyac3/579effuu8tfHx59/Pz44fO/3/4/++pTb8D3AiTQPvoSzE49BRtk0EAHI4RwPgr16w/AAiWssL0LDzRQQwv9C7HDERcsMcMT5fOQxBVNfBBFAVVkjUb/3Ia7EcDaZPPNEx6N61FHG3/L7bVT+HnnSNZOQfKdU2Jb0rYjX+NnSSONfAeeIqVcksounawSHymbzM03KMWEcsoosWSSH3yWnO3LJo+0kkkz32SuyiPdHBNN1o78Ezcad4OtxkIDJTTQQXssVNFDDWX0UUcTjZTSRimdVNJKL33U0kwx3fRTTyEV1dFOQWUty0X5bNK3Nqvks0skwQTvTyvb9JJKeGzdFVDYklzTzzHnDEsjm4xVrdjQTtvMNGM7axbZaJ3FCKrK7EKJLYia6sgutvbKSYydOotHMpUwUijbbDGKBSHDboKp2Kge6ycWlfZR916eSuMrNY0WMsiu/4MgmqciqhZiax8xFOpHk3ge20iTx+x6WKB+PImnIIZFu+ihx/bRBYxXNNgijbf2IbafbOeFWJOJUfJK34tmorefXejdC6KH6hLLrocGxgmjt+aNd4EaRn7DsaEheiwqiLK9SGmM7EI5YIvYUim0YqHVurTTjn1269FQ84w3IncMEkjc0CbzbLXdBvLUUEed21RRLa17brn1VpXTvjM1FW/ANS118LwNR9TvwwVNnPDGGV/878f3DlxyyBVHfG/MLXc8c747FzxyzhWnXPTJC/+8cs1V35x100O/3PPWZScddtArpx310mc/XfbVce899tV951344I0f/nW1qXv8bv/ly15bx0Ghl37QPVttMstYlZQTyiyLFJa4K7UDlEo5gfVxTjdrLf/NPV/lMvxbmcTuSl2X0zVWPa8E1P4nV5WuOwGUzgAHiKMcTeeABmwQAhPEwAUqMEIOjCAE5yPBClIwOhYUzveO86cw0YlN87MN/JI0qFcNB00VfE6cODimMX2QSSjj177GVkOxTeszX/NaDVGDLH7tsGuLWRYNc/hDsOEwaz0clxGPSEQh9guKX+PhDIfIETB8IilLMeINm4VDHlbRLlNUWk1KM5MfTEIDQvBBxLqYtR1WcYpfjCMXtwY2H9owWcUSFNp81DbdsCY2aROk2d7WRwhi8IEENE//gfRzSBDtR0ICPI8ky0PJRYoHQpaU4AYniUnyaNKRkfRkJ8eTyVFW8pSXLOUnU7nJR2LIlKsk5XNiSUtWyhKVuFSlLWe5nFr68pa8zKUwdwnMXnJymMZMJjKLyUxXilKXz/ylM0M5zVf+x5rQJKY0g6nMZl4TlJCUnqpUhMo/Bqc30Uun8wg5J/aViTmAig375EfPIuGPTq+qkwvd5qQt3Q9J1/PgnPaZJyvhb4RTAqFxvvTPV/2qnorCG6noZjmJEm9TE00dRu0WN+Al71Qa1V1HKZq5X/VIn0QC00Gv5L4OsslWssIVS3EF0/XBVKGyyeMSpSWtGebRa0Ps6U5z/1jFOzKLiUg96rSUxUQdSvGpPOXaHW0i1J8yS2xJxCppQPYKAOAhA3YxFx6NClSuMfWpnMmqaBI2A6RooAgfYJfPiljVJabVrD4c6lbfGMUtenFs6xykHwn5PHaeTXrs9ChFbfe7ki4Wso+VbGQpO1nLVhazl9VsZjm7Wc92FrSfFW1oSTta05YWtadVbWpZu1rXtha2r5UtqIJUm8i+rbA+CiTbhFS23cJvTfmzkktnQ1AohUlL0pFf/wDVG3fK9H24WamwzCRC58S0fFHCbnKP5D00RfeCAISkIjNYTGFSUJnoRaZ6dxkfBbo3meeFkQPha970zpdVL8WVb7Innf9gtWl7KfWfh4JzwhfyCblLUtTYkhhHJSL1wVF18F+dGtSrOkurDC6qhtX6UxpC+K5KjPCGPQziD3v4WFfMYhjNSuIJ74uOfTXqVHQxBiJoIAePGIddbwhHpb4YyHWlMFrp2K+h1oiwSf6Nbg87JOKc85S/DC8By8vA9x7wmfjR0DfFiyEtNzDL3SxvKL+8wDAfs4DjFXOavbzmLn9omWyGM5fLHMEzx/nNW74znd1cZxWSuc+BRnOewQzoQft5zGo+tKDxjGg569nQjWY0nxd96Nk0ar3+4a0g+4hb6PU2OOlL6XH5d08Fry9PT8pVPl0YYB7Bs4XkixJy5Qkbg+L/U0xPmucp7HecPBVpT34alKxHBzvENRajIjX2RkHKWMgqu3PNzuizPYrcGjkJOne6NZ38V93lYndXuKapTWW6JvNtKSxUzeu6L1xkJK7b3TGuMFTPiuGpEhmtXbw3hHtsZH+7GIr9rqOE+93VpIR1iure673nLe8O4yAPhwjCFkZmgVFEjC0W1reJ4d1xnw683RwGbA2hXEg+rm23T950YYmkUcca76KfgrbhYj7t4sk8pB+1aM5vvnNn9/zYPD9eRX8+dJwXXdk1J6nRfW5zpgcd6UJPus6h7vSpA51vV3961qXe9ah/3epeDzvYl651s4u97Ggv3NnJvna1/622/7vl3Tg7bVhOn9zJ0g0hRE24KjFtbzlb0lNyZD0la6MPN6lyX7Bd+qriGohXsuogr/fHXV+PcPFsRu+cFdlNKmunyvcJ/XVGD3rymv7z4Cm96k/P+tQjZ/Wwx9NzaiomMb30v6tKaQun/L3vJhRO5pOhX4PMRQv3291ydLhfNf5ujtvR+U7scF19LOINdzj5Iaai9cd1lKS4oihEBbiDt4pifesbB5fQwPo1sIgbwNjeFz5/kCccb4b/+69H9nTeB5tYu+dWyYDDzjYvg6rMAIMp9DwPnN7MvrRJRiZIAR0QQSCwlyaw9xpQyhbwRS7QgjQwRSgwvjzwATmQACMwA/8lUAQtsABNkAUrMAVfEAVj8ARnsAVDUAZrEANxsANv0AV50AYzEG4OJQKbA8r8r+5e7dPSxrgODE3I59cUykvMh3uicKXYZ4TOhKHUpFf2ToS2x1AGL6GwZKGAzUj8R1BKiNiwbrJqTumc7rFmTg2pbtlGiqPqUNqW7g2DZY8Sqn1oalZYpQxlzUuyh/JmyhADKldkxXsUMaCaJN3qbeEUTsLMz+Oiz/z4KojkrcUgMd+IChOlChTFj/jCJuSsqvxsQg6wSCmaYqz8zRQ30apArt4yIv3Wbwtc4AMs48ROEcQisRKLTN1C0amATLCOMAmRENQC8EfIhNl2hw5tp+3/7tAOm5EOpdEaqXEOszHasHEbq5Eb5bAbtREcxzEOy3HrwhEdyfEc1REO19Ec2xEeqW0N5bHa6DEP5xEf6zEf71Ef+/Ee24Ppmuf/kswI1QmdVIrWgCWGEOw1sqR9msO7FvGl+os4IGpMesQilWTxAgwQb0MiyXAQJc828IkixQeF+NCF9Ey+Nu/PXESXDpDzvAkmVZKZZhLMZDL1aLLNvkMl80tLArERlcvaRGi6sC0M5QwlW0gjfS9JRI7+gHHIgpH88K2OgAiI5k/DhlHgRMwqiagXRe74AGsrh9ErU6Ip3mLEnHIq50/Gro8m3kIMdKEVxGIqLpH6nIj+Em4W/z3RLV1x3fbQ7oyR/5ZR5VCuyYgp0i5wQBLtmngSMV1yMVMpMg/EkiZzMh9TnFwSM2FJM3EyM9WsJiGzM0PzM9uMNDkTNE1TMkUzNSlzNUvTNWNzM7FpNFXzJVnTNi/TM1EzN2tTNneTNltTN08zOHtTOH1zOG1zNisTN2HOMVXz7gYzCVlunnQvoebpg7KrTbgHn6Qw3KJrobANC7+nOrewu0KoNtoHVayLg6Lw8sTnC3FjoNJus6AReOyzDTUnP2NnP+/GGZtObvqT6GjuP6suQBnFIn3vIktl1PJn72JK3FZtpvorVnqNEHuFHx5x+RYuKrPSLTmULfVyqYJxqP+Ir/okcak2Dv7sj0U7URRHdF/EACtCFEVh0cVqlMEKAlwiZmiQj/ky8Rc7Diw91P7y0mLMhnoCczpTzuSkc5w+yz738XZAKx6ltOj4EUuFLkuvVEu7lEu/1A29NEzBFA/FtEzJdBq9UU3F8R3t0UzTlE3dUU6r1B/f9BrXNB3b1ErHlE/PVAA3KLP2T0n5DxkHiUsScj0BT6XYM03U5z0KL/Gka9h8Re8cr/FYBZCs631qqtd2zUF9cjmMMk4UDL8M6AQ5rwR7kAZVVQdT9QdbNZFYtZegpEooVIQ4qblu5H32BDlSqCUZEnxGDRCHby9FFI/4MvuMNYpK1EP7kqz/SGws09L6qs+LpFIU900tUczETlFa5ShEu/Xj3k3IYnHkjHRI23JbtcYXkQXJPC1JkVSwAFBQBXOWII3QDi327GyYYHIH2+v1WJK+/tXMAvbRBvbKClZfD/ZeVYhgF5ZfAVZh6+xhDdYG/RVhGTZiEVBgE7ZiG1ZiNxZjOzZj6xVkJ5ZjG9BiHbZkV/ZiTTZkUdZjNbZlWVZlCyhSGqg+iqMI47U2Aqnu2ulS/SdN9pCedsVRpzCf3Me7XgrYYi24BAo99Q4j0VM47CS7ysRRD9FBUc0QecVru7ZrI/Rrx1ZCyfY7wdZrxRZt1XZs2TZszXZC4fZs5bZs0XYQ6bby/5Z2uiJFn2ovuKCLa+GW3M6t3PpLQz90E0nxWBGXWctyjpC1WhO3WPFqQ6EqWqUyXE00wl5RRTtXcf3ycvGKLMdVdCdRqta1EoeUSMs1L8/JZ48R73zLyd41drEuSoeuHQ00ceh0S/sUTvN0Tt0UTe80TnnXTr9RT+t0eJE3ePfUT5/3d9lReH2XeIHXeJcXT6XXeaM3eXsXeqt3c9CDdaBNOmd3IGm370pNDw+sZ4My8JKLO2QNfq6NUvXwUjkyToqr22AF3CbvU48r2wrsf56z806284izgBNYgReYgRvYgR8YgiNYgbH2TuYTDJ3Dg3x1VPmJgxgzKalHnxpPhv+SNVs3l8dY91mbihSzLyyvUnNTVPm8tROhMlmpykfbkvvoTYdHd3XhiCyZ1Ye3r0PN9cUwly/zL0hBo10HdbDMlzAFddMMSWYLTdPGC2Bz0LxytjXDLGK1WDkBrYtJ1oq3GIwlLYz3VTPLmM/OOGUDRI252IzjeI3lGI7n2I7rGI/fWI/JmI+/uI9lc4/9WJAB+Y8vM5AJeZANGTQ5xQM3LzqbmGf9r52ss4NPalENBX7UpxDBq3w2aDv5ySghtZ6YxGdJCBGbo3uG6z1vJfK2Njs3eW3ntmzdFpblVmxJUpb9UNxu2Q/rVpdzeZaBeZN3OW17uZaD+W7j1pd52Zf/t7AjHU9S4qSEci9XE/VzzrNssHnvHhGJM7dxHxd1H7f+INeEcbSHX/SI7w8r2U3IxJITfTQUMRH7bLThqFIvsXX5zhl1fdFZz5mIUcM1xKfJnkeSp9OPCpXlLss/QWo/ozEbcze2Inq2JlqiK5qiL9qiMxqjN1qjO5qjP9qjQxqkR1qkDeU9KEsgE7pJB4lJM5XTDpXc7AdNXnd+bsSemsODXPpQKrh+rROlfFq7rBOWxdB/ea0RfbWFwCsBCeyAB9YCKZYBqTiqzcyDsayqpbqKfzWrl/rWuLA/ACWFLtUoec+LBzhthBVKUIaEx+9cr3UqS5Sfm9VawTWdn3Vx/090yFJ4Wd26SOFP/ppVhjVx/ECUEmlUnf9Zrxm3LPd5p2pEfQyp5Ioxdn/WIAkrY0XkqaeYYTckZlO2lhCpjRv2s1UwvhR2tBuZtLMYjcVYm0A7Zk17ik+7tVNbg1bbtmUbt2Nbt1k7t3l7t2/7tz07uEV7uGHbt48buJFbuJWbuJnbuMfDNfYQqztpZ1duSfePoLbHf5oLt5zEpOenlnlVCuPpKJsQuRax1P5OTWwVPKxWg89t3BCKQs2Wlt/WbueWmO/7vutbmGNZv415v/G2melbwI+ZwP1bU1fleB6qUchnKO03bnK1NnJ1fbgZdN9Zco2VsBH7c9FVcln4wv+ROJ7beYUB24VrlBf3WnFBlFzNGZxPOJ/vOomFtFv9mcMv4vHupKWj2DAf+SALc6WXkXuP13Xi1Hqn93uZ93qpV8mRfMiXPMmzt3uJvHidHHynHHurfHuvvHmVl8mlvMu998mtvMm3vMyL0LYW+ukG2roL0km3R0qG0rhuRDduT9UayjssUj1tradLKLrw9yLvvPE0Wbigw29T8vIUdKyj6WWZWl9fj9GvmqqRcrorfdKnegAp/dLDQzlqtfIueJHAevY2uFfrK1TFWzf+kFRPQa1ReJ3beq5hfca9NdbZ+uNceHLTtY0md+BueC/7Wvt2GMi4NXJfMXOVNcRd3Uj/w5XFFTuujxTO5RWSfxyKYbd8r5hBYoORWHsDOZ3SCLa3k1vcl3vcm7vcn5vc093c1R3d193d2x3ebZvd5f3d6T3eQ/veX9ve9x3f+V3f+x3g/13gL9vfCT7gDX7gS7vg4ws4kEzKnEnaKbt8m9gh++57uLts7iRY0gRpsyu/Pvl9yZOfZK06KfR6yjNqw9A9Kbi7WjlvARdvcfm/B3zm+9vA7TvmC5y/kznna37nAfzAC/xTfY/QvRbBpvlvMX4hI3whVY67Y6U18M2bafyt2ZnDS1yvpx7Esd4vR1zDf53E+5mcJ1GeaXyeZXGtu/ms1rrsGbuGi3gU83I1Qg1T/62bzZXxoPHeyXZXHCG6DdUcos2RpAe/pAnf8Asf8Q9f8ROf8Rff8Rsf8h+fpJHxILV34nn8sCT5t0QIDTtyOZSwV7En1czDmjVeUtcXwIAaPKVWqBGFEIfj0JHaep75Jjcb0rd9zxxYN7fYN2NEMXG2M3lf+B8dECuUUQ09hN47uk5yM7ut03ZP+OKer</text:p>
      <text:p text:style-name="Standard">b/+2LN+xnE9w+26nPGSh4O97b9eRasf2HU4WovPcQc7dav+wp8PseHa7J3d6iHCE0Do7yA74tvXx6cnspfxipsaBAEC37uBAgkOPIiw4EGFCBsufAgxYUSJBiu+Y1gwY0SMGydqvNgxJEiLIz+OPHlSof9KiiZXinRZsaXHlywtwkwpsqTNmTtJfoTJsSfKnzmB8pTpkyZEpEOVxhQaFGdSnUKlWqVq1GlQplGzPrXatejXq163QqUItmZarWq9rm1KlaxTrGLfeRLoyS6+vA77oiR5MC9egnz1DiyMOLDiwQP5vTtl93FByI4d500MOW/lg44f8zv12TE+yJz7dn5MkPQ7x/BWH2xdGd/p1o1Xy35HeyBk0qFPqdxdGbTw4JuJDz8F73jv3smZK3++HLp059SRP28+/Tj26Nytd+++Pfvn8N+Fk89+vnx66eexN3edGrV24fJHu77senPry7fx+4+MHz/9gaRZf3sR5kk/8fT/wyCDCz6oYIQNRghhhRROiCGGFm6YYYcedsghhB6GKGGDHI5o4oUipmihgyym+KGKJU64II0xymjjijq+qOGLJLYo4Y4ruljjjT2S2KORJf4oI5JKGlnkkE/mGCFi9t11mGKHFYRlZFl+aZiXB16U2Jdjeglgmnfxx6Ze/7154JtqAhjnnP7Fiaeca9qpZp169vlnoHzeKWihg/o5aKJ6Impoo4wqCmmbjUZK56SWuknppXtqGumjnML5aaehFupppoeOqmipqG5qqqOrntpqpqrGSiitotpKaqh+Zclqr5j+hyZfZ3YprJVbHhusfQLWBppuqGUkbGe7jfaZZw1R/5ZmZnhqa9l98kmW127fhhuZb+Jmlh9upAm0nGv2WaTauVX9xdBE9O5ar0P17otvv37l+xdaAjcEMMCAHWwvwggbHHDDC/sFXLObkVSca74ZZO63CEHGb1zimvnxQMkdxiOKRT7J5Mk3ptzkhVDiuPKMR7osM4g1wyhzlC3bLKSPNFOZoco6Uzn0lDYGzfPMLMfc84k3G400y06q3DKTHeJXG5jEcqnlsFxrrWWYxAbGJVP+jnWwW1FNRXDbaaN91rz6hkSUwnP3VLfDd0uVN8Nu8z2W32i51PeufxMeuOGDL5W44nEX7vhakDue1eSKV9445XRnfvnmcQmulOWGY//+eeSScz6652anjjfqZyNeeuSkr/4647FrLlSvZ3b8NuNjI1um2GEba3G5FsMmG32riQsbfLjp9t7IDy1b0Wkco3ZRxbUJuBm7IFUsrX28KX8QcMu3+55+4pm3fnTtXce+++2jB3958ts/H/7V6e/d/OuBN7/xBNA8timffMIjGXl1SzOuad6eFqiq21iGa5u5C7Y8kSChwYxIVXuayToItQ86LWo78xnVcGY1E6JwSUy7mQZjBCQO6qxoUlqh1Fgoohj+zGhOShIMVXjDGobQhh5sIYSKhRokgo1Mw+MaY8RWtiUK70uLkhSsavWpCFpKi7jKE64q9atZuSqMr9r/lBdXdUYx3sqMZUxjGyWlxlyR8YtwtOKo3EjHOfoqi3XMIxt/RUc8orGPg9RjIAl5SEPeEZGLVGQXGWkn3umuinwKFtm0FkUxKXFYqBGNbeKFveIF51v0aZazeGW8/6CrW92alrbkha5YklKC+VHN+ZADn4slJF7iY13DCpawX3YOd2bpC8Py5Tdk+jKYCUvm3oz5zGjqTZgGHI5tTsMZWiLPlr0M2SlB5yzVFGZauSQZB5PGww4KUYTq3OCHRvhODzrthOi0mYuOBkKilayHJcPnPXMGM3oqSaBAA2I+k9Y0mhF0iEEsIT0b+iGsFdBrZiLe7zQ5vK4pEaNZWong/3g3MMAtTmAGu8k0A8aVv+3NpCNV6VtWCs2WHjOYvGNpTuzllsPFdC46jWZOWzqwn94UMEKV272MatSaMvMqOB2qU5VqN5tCVW9S7SlVaWrVmT5MprXzqVOTmtWuurSoTCXqV8t6VKnISXbL1GgTpRi84LVGlqz0FmTm+r1r5pVa56OYaSYzmbxOLF2sKc32nletc7HLOhXZDWzi19fi5G+A/6MfANUTvwFedrL346xnBbjZ/X22f50VrWlJO9r0OK+bvSHltybIwOLgaYF6PFBhkci9JMIng0rrLT8H2s4h6lOHw90hPPG5NBX+c0fxrOELmwvQni23iDNsZ0JjuP9OlLnTh/a0rneFizQZFpGdR9RNYk8ztide1KKEIZB7mVjRt6bKjoyqb6DiaN9IggqQdrwiGOW4x//Kqr9YHDB/AdWqM+o3wQQW8BgD3OD7RvjAAObiFicM4Sta2MAZ7vCCOxzH/274wSNeY4krLGEGU9jBJk7xhVeM4Q+feL4wrvFaSTJJGddqihTlKBSBJ5ADYYtZICHn8yhTSvmc91m63ZNv2sStyLRyXPURlwX1Iq/tSdCW7ZJWX0CZMbs9E5xmleZO2+pSaprZYSX9l5vPHFKFtRnOzARmAkOTrtcQNl22rHIonaVMknzsTOYrX3ISdM6CaveGi/Zudov7MoH/zjOdksbZdImb6Ou6cNPI9S0LhbvQf4qX0SQE0qTBi1BHK/SHyY1os7yHLri6FXgZjS+tgQymQNNZzTwhaTNhumasgpWnaWUzW3y907KodM5vASmzlY1sYL8ULtLO6dq4Oq9rH7vYz+aptuPG1G83u6l13jbbwprtOI+7zHI2N7XRHW51Q5vbb153r+FtUnHP29n1hgmcxhrVXa33a8mSNZgc82TJsHJAQ87mYE+DZ+otpDMMsV75CpJb2tDy4Q6/ZTcbQz7d8JU7y2uecUrrv/ppNrOVBe1oXX5azPIP5utr+cvZQ9mcl9Z5VU6sn5mXptxW0LYsvlMFyYbeMPED/9EnkxKpodbqEKaw1O48LhGn7tB9ktef49WhqT+9w+42tLonejRwMc31q6sa7Qw16JSYxBflUc+iBGcvfDnKSUwucUwE9lR+XwzgNYp4v4F/8IeLTqu/J7LAjWT8IxFcSMfzEfKLR7ymFN94y6tY8oknfOVjbHjQC170hbcxhzUPeNSfnvQ05vzlPb8onEz+33GteyY3udErUxzh1SyNtshl5SsFFl34IT6WpayXKVvZtbEUMvYwnq6RFcQ95fyILuUF0rigVC1phstH5R1t8Hf/12db6vbLL2Zd01mrG/MMLidmcm0WbySwZEifHWfkcVYL46RBtKjDbkTfdXaqFv9pAEhCW/d/A4gi/0d2P5RpJaRolgZ2o7ZqoAZ1a0ddWcdcqOZpEDVeAngjDCQy5oMXtodrlsRE6jVreZd3kWFn51Zu95ZubmMSvLZ+MmhvVkV+aCU3umZTPVhtYrWDP1hWPrhULGWEAdc72JZs0kRWSBiE/eaEZwWF8CZtQ3iEO0hsQ5WEV7WEWwiEVqiDS0iEVciEV0iGWfiF4IaG56dWqHQU43cvuXdJKGiHxMN75DJBQ0cZFddAhiUxt4ES2FQaAgFKhwVxt4E8WVNLreVKIFct7ScxyhFZWzZzK8c/NneJm7hymphZmahzKXeJnkhzM3cbw8d8qUhbskVb+yH/SLY1IE+0H52UGTjUgdv1dsHVdr9lUBrEdg2IdadWgcVVI8/FTvr0gIkWMxSYQk8ndRAYXj40dtCIasBogFTHIZ7gWLyhW7Y2RQV3h06Egi24NajkYZI3Y7BneujYd6E3epRHYi7GYemoYfIYj/51j5QEePSoj/yoY/jYYgCJYgLZev5IeAYJeQiJRQo5eATpYgwJSa5Xjw45kfo4j/YIKR1FNoWHRz5Wjh55e7eHGrmBcMMHfcT3ceFyG/ICZV60SkR3ZRkTk1T2Sn8hdMuDEF12EfcXSllmg8WGO+Y3ZuJXb0FZlKAjbuF3lEaJlOqmlBjjfrFRMSaXH4b4GwkU/0qGKIW99yUjw42LxXQzQ2kEOIDOiIAtdJah9kELCFDKyGpuJ5bcNYECqJZs2WhmeYvi9YEXOI0bGIBsdzXOE4kUF1ez9o0fKRjgSHdSpGb61hYxVYOm85RillbZN29BNTc/ZZmZyYUA1zaa6ZkSAZqY+ZmdSZqiaZrkhpphqJoPMZqtaRCvyW6umZqzGZu1CZQgIZu5GWS4mX266Ztp1pusaZvASZy8OW1AqUy7+ZvDWYShSZvH2ZxrISx0QoOn6Th2F44GhyZ5qHDIN2WEWFi7xxu05BCEKDIGJHKIWBraI4i3JECudUslYT4u91g3GR7rkZ+TRYoqV4o4t1nv8/+fNKefN0eglvWJ/olaKFdZ+7mJPKdYsISVDBQge1ahGEZLwoIt3kkZ/ud0IMiXBxWiVseM0XWN1hiMAaV1vTgjC+V1q0ZDe6l2yYWXZXmNEmiLfSmjL1OiZqdq5GIlsfZjIOmNhXlrh9le8OV6mPeOC0lIfsKkf1R6qdeOTVp0+IWR52hjUXp46qilIOalXQqP67ilYWqmFIalApmmFkl6J7amYvqlbuqO7GilVTqlVzqneFqnaJqndtp6cKpGT6QYbDqmfLFeSTqkuIeoupdXYJZNv+damFEfdwKpQGogygcuzOd8hWER4KNLyRNxp3QtRaYxZ0Zmd5OUv/luk0n/lMi5Zsw2frDaqrMag7ajZKCxcYRlnt8kcthnQE35LYPBe7iaNafAW/1ko1H3ljXqaQWYltUoTxJYNMBVogcol9NKlnXZXcmqi6n2dU3HgdiYrbnIix4SCwySmM7Zm0bBEexqnMPJL+3KNvDKOPFKFxqBr4+5b2izrk+BFPSqrrcJnP0asAF7VAQLOAbrnLeJsP6asKXZsDqhsPeCsIgzsfYasflqsRA7sPX6sKiZsQzrsSDbsQ67sSTbryY7srQZsiUrsRybsi97sizrshq7siIbszbrsChrnDJ7sx2bsyK7szQbtDUrsETbszr7sjx7sR+LtE07szibtEK7tE9b/xM2KxP0KrUaWXvc2bXFo4eeoYiFhhDxZy3Zk2d+KBEWJ6o32RiKKJiGeB5+Np+SyD2UGKrG0Z8xh6B7q6CcCLiYiFoNaqCDi6ADmqCEG3PPQ6r1x5LJF3QWGhmzCElH5yyeZKl2Ia0gOpblyq3ZlaK/yKL8JIwbSKMBiIzD6KPROI09uqPiGmq+OLqc+4yuW5csowmcxrpyGSTxdDRDArzJOF2X5oCiBq7YOryfNjQE9VArtLsJ6LvSKLzR2JYmuowMuLmxy3XY6qPg2mkRuK3PJbvXW73jW7zlG5fRi77gS73im7526b7sy13xi6zhK73y60/065b2+73127736/+/8wvA+/u//UvAAmzAN2q8A6zALcrAj+aXzYu90NsP45iYv9NjiMk1d+V7R9ZJG2k84lKSwHclmFKpulVXM1mTj9tw57lxXDYcgqgaGQFm9uFMyyaHpwqr4MRv3Xeq7SaZJxVsRclWQfzD4pO3cOuevxofjwiV56YQ+beS3QmWtkiuZFmAzAppaOmtOPqMlTbBMoqi9bS92UuX4HW7GPiXVpx2HKijFNzFgCm9CUW8eqlcBPyhbOm9Ezg1+bu7poujsvutLhOjgGy7PkPB1rjAxRiBfVxdDizIMMojx5uXkgzJlSxdlEyMWsfIyOrIk9zIGgjKnizK56TJcJnJoTz/aY98ytVqya2cT6lMyqs8ym75yaasyirKyrk8yLg8y7pcy8ZVyoTMy5ZMzL/sXJaGXX48agRSd7WGpFKUh/aBV5uhLWt7TdzIng6RG2UbH1p5WCSpqyAXlezjWqB6PeF0cpM4nvCZoKGlcg6qoH5Lzzcnz/IMiqMYivksipgIoam4fBcKnhmKfJPiQAaUGzO5dGbsuVlMjVdMot360MTbunf8yDmqosvaW8K7umKnxhLdubjI0LOrrOl0yBC9M7GgCefKyDnkUJ1MITDdIi2tafEw0zIiCg+S0woiClXiID29IDsdD0DdD0y300WtIENdI0bt0zyt00+9IEa91D8d/yFHzdRBrdNVXSNCzdVazSBHDdZZjdU8XSVijdTo2iC8xVtW3dRD3dY9TdZO/dVZTdZRTdV2HdduLdf90NV1fdZujdd6LdhhnddEfdV/DdeDvdV0DdiI/dZUvdd93diHzdSFvdiF/diBndibfdmDndmObdlzjdma/dihzdeMbdh3DdqKLdqeTdqkbdqSndp+Xdmsfdqj7diwbduy/dm1zdmtvdm9Ddm7jdrCjdmRXdyvvdq/fduundvL/dOdHdzK7dvRDdyqTdnDLdS9e9OzrdTWvddGbUkqeIKKeneMSmTDyrhzEjJXppLBV3xgtEpS5nzLF6Eu6C5+JZXrAp8FpP9L7aeV3qSERVzE3/dmNwyDbaXDkGlmkUlN6merwgbhUxHFUYlYe7YsK9FnElrhN8ERg8ZA18xnx9rAhyzHm9zQd/yWzxquJ7q5cDyjm3ZC+ouByJuLa4x10CVd1Buub6ytWpwkyFtpxggjVGPjexzk24rAC6zMTB6j2tW7zMzjnQzGMt3k4YXkcxnlzwt2Wb7lXe68CQjTYJ68NTPmT87HWN6/aG7mTE7mDpzkYc7mRu7maO7lZy7nV/67ax7mbQ7nb37ndZ7ngSzoyRvof27naYfnhq7nRc7nZU7niD7oYl7ob+7ne5zohC7pZX5PM97o3AsjtXYgJei18jXCH9z/h97ZqaBqWBvHEZ6Uk+oZSjfpPVTpfuXsiL1Ut02st+xMWAv6zsDut4Frc8NuuPiDz4WLcsi+zzXX7KpFPR/3iHIiIPwBPnRCWw1muR+cJSLsobeorbBb4lsHuiIa0WPsjKUL5sJ4jIisuq/7x+Ma0Q5NopGM7rS7iyL6uRV40dTYgNZKydP6dXbM7kju0kTO6Dne0qAcvM0LmHMedhf979y96cpL8XRu5cN78G2e8Ra/8BjP6J1+8QeY6RsP8oCOy8nc8cs78mJZ8i0PNC//8SQ/6CZP8yFv8y5f8zBfy0+e8zG/8zOv8zjP875M5j/f886L9Ebv80V/zEfv9C6d//BqV8eF7E+JKuqLifUNJyDYIsLuxR+8BKSRmi19EmV3MUEs7FoQ9y+empPeUU4o4aj/3eC7RuHEhMPCyaq0ajpalaoJHuF+75Q1qMMRw4oX/jf8PUuKP8NFKcWnrmXGysY6ju9xrO9d7KyYD+9czOWcPse4KEQ0/sab78UkPe4EH60tXuMiLe7zzruwvOcyjr6eHvGK7oAbD+OSzOacz7vvK7rqDoB+qeVwbMhibIC7T/kenfvuDsBpvE7I3+7Nf5d6XPpUp/zG//x9rtHX7/xPA/2pxv3TH/42Ov4OXf6oy+XdL8HDD/7pL/7uT/7w7+YJzOlCUod2l8HQXBh4xf+ovmHNAPHO07t3+AgS5HeK37uFCA0yhNiw4EGJDyESPHUwI0KI8ChGZHgKn0KRJOGRTPgu40qCJxNaVKlyoUuU+BLys/nO402TKH3S5An0p0+eQXsWHYrUqFKiTRMKZcpU6FSnp6BWfYq16dWoVrUi5fo16UWMMVlmHOgJX1qBOdnOBPlW4Fy1bNOu1QlxYFmJalkK7Bc4XmDCgw33O0xY8WLGghE/Ppy48WTFkSE/nmzZcuXLgzMX7hxac2jOmzFfduzYtGfKplWflsxaMmXaqUXfjk269ufRrm2/zt0bN+rdxYXPLg789mvQi0f/9s38NGjk1K1LF77bc3bOzrv/D5/9XDny6uI/22atvDlx2brNw15/vLH49uOJl2Yffzhj+vq5488Nvf28W82/5QjMT8D/rAsQvgXtE9C+6g6sD7z53DPwPQjhk3A6Bjl08EAAQWzvQQoz1G3ECksU8cMVXbwPxggt5A9DBVvc8EXsEiSNxe8Cm4ugvfAScqK92iqyoCGXPGigjCRa6Emz8iqSrbLQGmmulbK0i0u6YlJroTC1nNIvlbI0CMqDDnpoIbhSogglhgzaaM2YrryTIJjs3NNOPv3U088+AwW0UEL/XBMmRRM9lE1BEXW00EEZpdTQPSeNNFNJId2UUov2XOmmOd0ka9I68fxLo0kH/Qsv/5yw5EhMT1KbEEb5kpNPwwuj27U1G5MzzkPvfgNx2AHxq/G79Cy8VVhgl7X1WFxDPA9Y2nKlcVpsofX1uhiN5dY3FsONEdr0uEVQ1xqD8xbdC3m7VthaB6zw2waLTbbXGd39sFt8e+VXx3jnJVG7b5Vdz1eCBVbYWf2IBTjeGRsO+OGBHd7X4IUtpljif9fFuODaeLWYX/WqrRfeiidW2eOUI/b3ZZBX/jhdl5sz912Ml2U3HiOb1PNIoYFOMkij1eJIJCfnlNIjWANVKCePOGoJpD0X+nTOsspKMy813SRJppWuOvMvnuwMNaSi1Aapq7Cy6sptseDeam67407q7v+j6sZ7Kbvf5vtvvZXSuqCzwMSry4HExGunjtpanK7EJZcLpyOlLHJLwFo2+WITtcUxWp5TBJfZbDu88UaZR2SdR4KtHdf0k63t0LzRC9w2dNpFP1hjevP9nfQdYUb212Y9F3700m/V8D3X1C3Zw/Ki709c6oUPPkReuXtRV+5RnPB71Q8WX3vyTxw/fPTNV7+/9J0tP/b2jY92Ztfrt7lB+eFff39y3Wcf/wDov4jpD38qEpm0UFcw7/XPZifbn3ScFSS8GERoD0Ha0TC4QSFtEHNMgwhL+jKXKJUJTFNCC+ROyJYUikkvKNRSltaENbL4yXFge4hNTHKRUz1EJBj/yVJG+oSpRmkqa5pCYqOOaClOPcpQRXxiFDG1qEoZsYkTQeIQq4jFKl4qimsKlUJAMjUnqgqMMDyjFx+VqsilsGqy0l3uXofA43Wsc71b3+7gNbKE/YuAIAMevuSYR9rlbJB69JHO9Jg/083RfnWUWIH42DKEbU9657nj6SiJGkkuEnu9c1f8AAlBlikSQRnr2CRrNjuU9fGBN4NY62LmSlm2Mpb9gmXISIawW7JSZ6vzZb6A+Ule6hKP0UtlLis2R4bZT5XD3CUyNznLXhJTmsSjpjGZaaBAlrKPsesH0TRYtAyWU5xDS1pbpCSlEg4pJjkhVUFo6KaccLFwFpHI/w/zdMM2qY0kI0lJ3tB4NiyOLSRAYRs9waKVqwCub3t7KN3wRpOGVoUqdKMoRPMW0cF1lKMf9QpGoyYRGNblS11yYeRwQqq7pPSkk1ucWyaSkanh5S+zmmYhNQk7BfIOga0cpPOyZ8Bhkg533PTk8hrprd0FlVjVW2o0dZq7pu60O81q3ipT1LNLQvKR53tmVOW11R5Zk4GXNCUBIyjNBopyQ3RMYFsd+FafnnV+A5QRIw1I19pd767042u2unc+t4YOq+Ar4P0Ce9j3fXWvhh1qXuEqMLnidbGRvWxhSUnU/GznQkgaJwUvmCQilZZJNP3IOrOEkyK58Cw2JRNLuv+UwrtgyYUeWZps84TPjwyKVCs91doaciqN6OlwSSQUETsFxSt+cYrN5dRzvyjF6aqRiVssI3O3qFzrGiqMO6mnpw5VJzqhECbkhaJF2BhCo5HqFLPK6iGDJV/k3XFeAExq8cJazAD+L63fFCt+dco76D1rZ/mdrOymquD58shjo3wfuX4E4foeE5fl8+TGqqVXjhXvqNWcsIc7jMv9Okyq16xlNtF1YlQ602DeNCuKSazMnKq4xrY0sYVlHMxf0jLGLX5liVesYyCnGMdDdmQCg0xjbDLZxULmnzD9JUugWRCD58QyOcXZzphECZ4nlCFHHEc1rxVuhoDKZ3G7Rqr/NIU0bP+sGxppgjaA6uQnCY2IRzUqUYvu2c0ZlZvfQMrnQG9UcIL+c+BEulC/VbTRit4oRHy4wpNW2qUrHZXkXGqXl7J00n0JIm4btkhskbqnff1pj51qPcYqNmRG7SxSEYzYVld11am+dZIbXOoFe3U6h32eVtXDVfKc2rFRBmqA4SoiqQ622MaKcKyfbdfEdhKcHH6sJVt97QRTlrCYxR6vnV1tV2sb3OYuLLrnGm7BoujY2f52uuO9bnVblt3bnnFfvf1Xe9cbsBe+31ENGU50htacHUQ4</text:p>
      <text:p text:style-name="Standard">aMu52ol4uYRS6ppJD7e03K4QtiZ1kqva4tqyGY1PatIUpsHGpqDw/xBQddrSRgbF3exe94nKtWfMX34omK+8iNJV4nSdq3PkzpznMgd6EEXVkBwmsbzqReOkj1j0M+pzIE4jElney2yxgo6qfGTxfX81ayJ3uD5/PCW0BalsAfNU2QiuVSZ3ffZeW7XCREZyJXXnY/1yLsYC5yTX1R52/EGTWg5+sb6UzOMjPznwL2OxjBNf5B8rvuuMX/zgGw/5x0s+8s2cvOUrj/nLj7jzpfy8Hzfv+dGDvvSi1/VZu7nKgS/LSFdO+NCsrGXas3dpJaRnCnv424d4ZM31hAlrHZXPSTsknm4+25uZYhYZEnTSYlyKnUXuT0Rf9NB6HjSkC83ojobF+/+GRvRE9eZQ8H+lhmHcPvXbpv6HuiTPxSU6xRmCU1Py1Ndr32UdoafWpXZb9WhNps2SNa6Lts8xsFt7pVx7NftjsAN0O3LjNhjjMFQ7IN+xJPyrOqeqOylbIOhQKmArl+t5t3IToHZLHWwjQf/CNwkisLgqwRWcN3lTwXN7QRqcQRmEwBTMQXi7QXqrQRwcQR7cQRfswX77QR8swn8TwHFLJAQ5mtdLEk+AgSxIAAIQhVPAwvgLmi1UkpggI6dhrw9yqZQjk4qjrTL8EtsiIXWaEpIilHkCut8KCXySk+GKOZSbEujSLntiuiyiOUTpw/RKLp7TIkCpuZ5bLuoCukH/xKJVYURHbMQ9pKLncz8ywq4zgpogypOt4bmSeCEuqxrDwSm84zULHA5NsAWrW8DeiQXIQEXM2Ltg6QddGDAATAwTUR/+IrvssbWqS6roiMUKy5V40IR+EAMQQ8HIa8ApG7a62rCLsaO5w5D7q8Ve7Du6a5dsrMawYxhlVDJv7MbKAzJw5BhynBhzLBZ0rBd1TBh29MDUG0dx/EZ5DEd4nEd7rMdVLJ131MdiOhd6LEeAPEeB/LsQY71UA5LaOxJ8mAEMcIQA+AB+8D2ZyDKjAcPb80LbQxOK+DIymz5GqQiO5MQ6+a2SWD7l2xtN/CGCKi6roD7og75R8bPso8nx/yu/QiO/9rs+qbhJ7PNJkHIoKrkSQkM+lxSuTAMKHeIzqDC58iIj+eMH+jNIVSyw+ZAFSDiAA2gAQEhFddG/zihGE9iBDciAODhG/xO3GBjLDPgAUcC3f1TF1uEsApQy+kIktuPGXQzGxUACL9iANCCBYqTFUqRKaUxGplq9Y9M3Rmo7CSvMq8PLV2PCELTF/msRbwtCEsxMeNtMF+xMzDxMzgxNzxxN0ERL0jxN02xB0UzNHZMvzPNF2HzNEYtN2pxNb7rNj8lNmdnNBAw4wHPChaM9EcACKTCAN6jCK2wnDlK4LkutnBChfqqtMuESlYQpSjOTyBmTiuuaIiKjkP88M5Ejr6KoJ+I6uqTrFEi8RD6srp/TuUBMRPiMRENsuSVqIiKCuZbbuZ/LT7MYukVEFCFqyTycqZwLUJlQSoxIie5UCfjKO7sURtLQBDVogAIoAGcABOTxHdo4gx04hDf4gLPcS485Az3YABAVhRLbEUjKRa/TS0JyQAhtzKm8y1VDgiHYAAW4gRRlQGocQgOrHx9VO62DTLlcRmus0QUqKsS8F7MTPB3xRlSKUpGZUiiVRym9UirNUiu1RyztUi39Ui7tx32ExS19mCo9UzONEDRdUzXlEDZ9Uzf9OjnFGTplwVgCJs96jya5stkTCH4QgTboAAMIgASAEth7wq7/wZJ1iggvIS459EiQ4KKcuJri4pqOQEmjEBuAaoqBCpuCokiJYpsbsknuM9XAAbS8sb5H08lW7bOa5ChHK8rwm1U/+z6eLDmSMsmeBBtRuSH2u5vy5FOOoDgLIkDC1I59iIUrmIYCGAQlAAQxqCxYGw1biAETTYMQXc12iwe1/Mu2FKWcAR0jHSy6VLUj7VHLPFcETCoxsIYhOATAnIc92AN0tbuqPE1kNEVio9Yrzap0tUsNlMX+CkG4ZDuhkkCBzdPa7CWFpTuHbViGPbDevFdw+0zJ29bHuljYXExri0YY3Fja7FhXC9mEldhQOtmPtdjSHDy8ayzfeULa8wRP/7CBNjgCQjVUeBgJiGOSzNGaUyEARnCCDuiEToADKTiEALiBPbCJlxABEChaKegEU+gERDBOByiBK+AHAjiFBagBOEAEo63aqkUEPgACEjiFpw1bOBiBQhUDTyCJGaCAI4CDTriACfA4flgIuaXbos0ERPhbo5WAEngHHPjatTXav5UCO3CBHgAEK8ySB6CADqhbQn2HHwiCqg3cuuXcTDDaEciABFADgoABCgiCI6haKZACICgBQNCThZDcDsiFsJWETKBaSRiBNHgCNXgJiIgBCgCBIwDcvx0BB9hdN3S599SuQkze7XI5/NRDRqzP5QVERRwvsRkzK7KnHjocff/ixET0z5BAiFSZmoQYxV18TGOclT1QA0C4AjVQgysAhASg3wRYlljYh37QBE0gRvt6tWK81hMN0WMcUUUSAxMw0TcIzGxaQqpzTJZRwFpLXx/d1zLVO/S90b/sBTEoxhg1zMwcMAVkRmgcwo3hvy+lMA+2twbTxW0UsZetKhiuxbWK4QAyNRl2UhqeYcna4cCaFhwGUhu+SyD+YSGuYR3OYR5OYh8eWCQOYicuYihuYiV+YsTE04dVoJ+JPSxyEhPAAknAWVHQ2e8dLRDCGnzAh0CVAjjgXKPlg04wACYABN4diKcF27/lA8Bl406QAhfYUQIw3EyAg78V5Ez4W0n/ONtTsAEQ+FtEQIQLKAExoImGFN5MuNs0TIhTaEjZLdq6DdxMGNx38NrabePhFWQ+gGQ1EAXYndzKDQBRQIMgANxOIGTAtWXiDV1RIIAxCAJJyGM2dmREkIQLIIEheYHJXVtEmF2wXWPQ/QDIJYAfAIE8tuXUBd0EcJJTjVWGKlWxkNXt+8lwhlWikLShDNajFE9f3RuukLQnYTjcakOpzLAHdIxWBAQlKIADGIADyOcDGIRnBQTJ0IUEGAAlUINW/ErhsNaxzFYeHdnsSAxvBVER/c36Y8YPK0hz/UBjm2CObk18TQ4xyGAdPcaupOd8xUADTFJ+ZTV/pTqA9cWH/67ikUWWEz4R6zFZii1hkmVZjj1YLNbpkj3IoO5pkf3piCXqjzZqiJ1Yy1zYpM5YjJVpn2ZqlIXqqXZRriLiERGtKguSk8AHAiBO4wyAUlhlpLmLLV6njHgARpBlsBVbsOUDKUCEtr2BfRiJRQ5bR4Zrvi5bFxBdJPhaQh7bukVktLXjuu0ESfDjVVaJGTAG2bXkCRCFIAEbyD4CQ75lzR1cVGiBrx3kWw5bQVZmnB2I2B1kCQgAQA2CXIhrWp5lzr3mvjwCU9jrTg5mRBhchfCE2HVkow3bqs2FvzXttm5tW15bz5WC0BWvSmG65/Y56GI57OpPKtJe+ZxU/bRPQf+MFCLa1XhSXpVDld3aRJ8zSQXFkzVr0BdNac5IAHzW5wFwVn8uACVIgFYgYP29ggb45wG4ApNxJABO4BBF4WsRgwBu6B7DNRppUQh+UQnGuphe6Q/u6FKzBr9Mgw3u4PZOPWSt8Acc0qb28I1WaSRVYSVkYaMu4lGazBs24h6m8MKbUmor4BYf4hdf4hhXcB3nQB4nU5CW8Syl8Xne6sOj4ig+8ilmYiNfciib8XIVu5z+JKKJOqHBwne4Qi8+AtVOgN6qPdwjiKe17U4WW6vlY0SIY0DICDvuBD5wgQ/YBC2XWj4YXFIw3NCuZc897LSF2tktWtUeXZV4AAzo27v/rey9cMlTGHROfm3AHVxArgFSpuXEBe6i7YRQfgfU7oS2fYdYzvPYBu5MuOZW5mtgpmWwnV1IFgN8iN2q5fQXCFSrFWYF8ABRHuxTh2tBvmZxDudU1eZaxVVg98lb7clv5uanOD+VSFV2Fq4vE65jj0kNYinmi8pZE1LMsIX9zkol2Gd9zsoGuII98Iz9vQJ8zuc5kIUFwZaFJsu2PMsHJ44ARtH8hnKLNsXhEfIbH/ET3/edBnLjEGl4JWl7/VEO9/FoXEyE5HcLXviAJfgfb8DwiGp+9UeV1ayilvKre2qnBmqOR2qPF3EF23iN73iS/3iTD3lxK3mRX3mVP3mW/395l095E5x5kMX4oQb52zGfIh+N5ow9OjQILyZrQNBblSCvC3JnhRhlRABbA0iDG9CHGMAAymVjOCBmVEhjEKjbEXABDxAJJNgBYB6BNwAEHNADNjZbEsiclFhkxS5aVEZbkZgBBOgAQzb0JEmJue9bTD8I+BUFr00CSUCEs91asewAwZfaPY/d2VVtT1gpg1iAsGf6S44aT2AEEPjtSy9rAkBg4TVaSciAG7iCVofjV/YEeLABLHDtTogEvFVbozWA0FcDAjgDCtiAQiUu99xPm9t9+mxP9+wu/bxEnKNu30cbsYEL6/1eGPLed3pEP/mLkxjQN1pvEY7QwNAEMf947wGAhGkoaEiAhIJWAmfg/vBXAg/o3ytwhkGwUK2cgwTYg/z1sA6Oh3rF/lbsB0+Q97bcX13YcICIF6+fpn57+vWLFwshwoX99olBeHDgrj0QY+zYkOZDRIHxxNhKmFDgQ4kfB0oUhVDXx3669sXSNVLkQJQMEe7rF5Fmwn37bGoKmTBWvF0zEdYUqXOPwJwDmTJ8umfqzpuaIhZEqEnTR6FJUYYsOBBizZ3xpjKMdRWlT5U01zoUKLblzZwxJTpMKEbMvJs18zKNNdVTzXg5xZzV+bJoPCRDNPYSenNyVJ5feVLOfHlz5s6aLYPmbJPyaM9IlX4WDdr0ZNWXWcP/bo06dujVqEvDTur3Nm3PuCvbDA4cc+/dp0+/Ll75eG3ly3kndy4cOXHpzzk7Zy48uvLpzbN7xw7+um3r2st3J8+9eHj07NVXT39+fe/29Gnbj/9+vv768HWPxx9pnzE34H0JvZOgJwm+4wk+CjK4ID6nvMPPOwScgcUREjCRgCcWNhiigg9W+A6F7zxAQRCSZNKJBCVsYuIpD4gAQi6IZDJCAAmIUSOOkriQwBXwpNgBInBIkkECC9QgCRyIAEGCJ6KUSCE+NbbYSSaISDGCkiY+gMARWl4wgYj8nGKhJ2Bg0EGLL1J5IogtNIlklB964gkSNYyJCCIvokhBB3Bk/2JAACCCuOeYcJRpIYVIRHGEn5JcQAI/BPCDCgGCdoKIKZFM4EmRTxpKIT9MEkrpBPygEYQpiAD5gZUNUpjmKfDYiiaauO5qK6++5hqsrsLeSuywxxL7K7K9Mmtssc0um6yz0E4LbLTXBqtsriUyOKGJ2A7L6zu/wlOiheWGW2G16Z4rZ5rjqmuivA1mZ6B7sqE0xwEFHDAAvwP4e8ABgwwywL4HQDKWGg0U0LDDBQwAiEyl2RTSQPCYkNEGGzhQxg0Za/SBKKKg1BgaTmx8CMclJMAVZqI8EAMGG2/sRBok7KHLGXps8IbIDMm8gR0Z3CDKQrF4YsLMNN+8hyYLif/xACMrb7qxAyVktRuACImhNM0qN21LVgSIgALNHIdwQ043IeGFRiRsijLHAXzQihgw/CD3BkRPlJDUK9sStNVpqJ0XWC9QoPfKPJYEUUIy6+1EBiSIrVc8kNPsAAmAaI2QLSLocchGKo3WNsd1jIPR3h9ArvLVVzAVQ+JWE521GI5pNEtOLqv2Xu+xuVbbb+klFzzF9+YmfH++KW/8bM0vTyB00HcuG3XOAyjeeQV2jj15nXmf/XP2er99atCLz3336H9/fvm8gc9++s+v77z55LN/P77yt4+//fC7L38A9B/1Bri/93mHgMHTX/0KmMADCvCBDVygASeoPAYWjzj/21meeESEjwVBCEIPAiGePBEDLEjBUIBIE4hGBCFTJcgxksiFJHS0QlxVqEiZkAQfinCDK4EADp3ggws8cA9+eEIEQTjSCIqIgxrAgVBRile8fNQJKdhhULl4kRreMYMQdCAXfCgTlUAILy8a4whC5CKDrMSPJzqJD1E6EYVi0AYhIsJLCRhVJwxFQnycagdHYtQERGEhftgACy1CRCRK0I8ETQgeC9hBn2yIuA50ohM6otIbodgJRsFNiYjggyRedIUPJWhXDIIkK1fpylZ2q5UkcuUsaQnLWr4yl7DU5TtIhMtVzvKXv3zlMGNJTF4W05i5fNApJsQsbvVSlro8/1EbTeQtaiYIm7xcZa1SOatuoqtEeeKf9hRolYHoq2AD69fBBgaxg0FCFhbZByT29bBBQOIKG1TKPkKCBAqcTWWHcAAGMuIzUQiFRorbgBPARgKgiA0JS0vZBlTGMk2oLg29GEgs/rkxwhktIVX7Ws3othdNPOAPHMOA26yGNeTtQXYBDQLHrDCKgQQOBTSl6MYuUAJA9A13CgiBxiq6sQxkQXVGdR0JEIMQqbXhAj2Y2tk2EISrAcJlfgNdVVX2tpNuhQB5ExpFHdADMYhiHzATQUO7mgGOuAUpBUFCRhxQB6OcRhMm4NlbRREDvoaAZwKd28cyYoez3UwoYrCG2/8UQIKsseZ9zKNgvcgZveGdL36SxU8BK7s/312wgpF9XgY9i9n5bRCzyePP1uQzvdbu57X08w9rZ8vZ2qp2tLitbH5gS1vZ5tY0vbUt8P5D3NUCl7fGDS7zdluv4TI3fs4NUHKfu1zlTtc8sh0Qd4l7oJpEE4QfjBCJQOgofqiBAH7VkAGYsMJvNTOE8KKQJxLpJ0SUqVwNQtM7bBDEJ5XpFP5tURM9sAd8XFKIUnjrAvQQRUnM0ZB0xId/4cCHETgAC0caIwlEMQMEuCkTZIRviGbUplxkAk7ZPC+TkiAJCHfYE2pI06YGBasgXRJHfqwQiRT1yRHnSUV82GGQTuH/CQrNuEgbDtIVBOUnQ4kCHykKghCJ+AFU+PdIXBoB4QgASUCCK1vrcpa2woysMos5zGg287PIPGY0r7nN4bLWtKDJTfiy+ZDbCqeexTXnaPmZirriVjfj6wnPXi96NNmHGgABiARAogFzmPQcEkDpOUACEpPOdKUfrQR7OgyfgCiZZoLSD49yLAM9OAMaMuLVvj5VBJkrwRpUgAG5ac6pAxGcRnqgAhGEIAwluMI+9tqzGxRErFa7wV4QQgABWK0MT7B1Ty8ai5Qy1AEbcMUNXuBr+iXFExHhdRp6YAgeBLsEo2hFPECGtiecgQIau9oowoI7JzigYz3gwdIcgIKZ/11NBbPTSBwKogts41sPDii3Ck7m0itkhUZMo/Uabm21poZEoRwrAwl+HQazzqMgNGoDQ1Vta5Q5IAA3GIdWcSLxDTCh3qf529XS+leG4jsAaxBBRq6KgoyUew0A3RjdfnLqx2g0JBb7jn/KKVzL+rbpGuws06X+v9GGr+qbffpuyxn11PIv0cfDoGUZOBwEjg+C/5Pg2SOYdgv+ju1id+Db2772us+dgnKHev/UTnf12f3v3i27aPMe2r1nvT2aDXvh+W52w8cd745vfOL73vZEZ3fuNxER5x0kXxjKq4sm0JBP9+B5KpaYx0lcYieAFIdUrnJPUjiSBCagDx8ROf8BavDEJLUsgQCIAgdRINSTttQiOBiqXD7KYwb+EIRcaFJJDzBGiEfcQn7wAx8fPkKL+GAKLSFiiEFSAxztJKVsTogRVA5/lPgI5W8BsvdIKoSZkFikXMDBhtR0VI2eJAUgxIGSaRLwIQ4IZIKFBVigdIApPImfSIHmjBf27RIwbVMFTiAFWiAu+dIFSlMFbqAFdqAyhaAI2tIxbVMwVZOwcEsyRVMLxlc0Fdq8tJEwXWAznQgOZVOIHBIgNcih8V1ulZO+PMwQEmEREmHBVFrOHMdr7EHUyBrHMJtIjNQhHNRecNXVyIJWmc7q7AQBtBThZMUu2IJP6ITqHJRYkVz/GsxCP/TFtbGVRqgNSFxOXUXh3xBdAoyD3ThVf8SDF34Usu2ELTDFR5iOA2RAKchCRLihVblAU+kE7qyMGmjCPrzcxrwBs+0awJUAVmCb1YSCLkxFHw7d6GwFz63MqMWCWvghF3aU22jOKeyFJ9iCGPhgEu3AQEmJWmEUBlxVU5FaTZhiX32EGLTiBjjWrrnaK+7DLowUx/gMVpxBXU3APeQE7tyM3WCdAAWQ01lX1klXcZ0W44HW7yAadYzjd+zd4jUQ4MWWvZhP1BVX5sUW2EWX9NAjdlUXdd2jdcnjb+2jPgYeP+ajdv0jQQYkQGoeQlbdPB6kQSakQy6kPzak/2sVJEVOJOAh3uCBlws1SHlB0oJkHwylCSmckBT4FDyAiHm9oKMkSKtU2fh1E/YtQKTQ0ItgmQEiSRE9wOiNSetVyj480QGC35ZoiY4sSP8xnyG0yZM00gxgwCTwQSeUyQvx1ymwiZtk0pFkEg8V0SnsiYtBSYf1Eojg3hjFQY65yKHA3jv4GCHFyfaF344J2vLJEQko2SjNnhQgyYv5FIkQQAzwyX2N0hVpjoTlGZ2RC50BWpq1WZyp2ZhRy58x5mMeZmVC5hnNUq3E2Zqpy6AdUokoS2depp55U/ZBUgzSC6KRY/UIoRG6pmsOQgMwhS3EA2R1VyH2gCyQ2ioKY//VvA5kaYJEccxZuSHPkCJk1cTOhAwBUNXV7EJWFKPmzCLXSNzr9EMn3kxB7CEE9cM9cBUpZsbLPSNBMISybQDd2A3uXMCOaGdwtpQDzIIYRNzUpNwHEAVUcQwJHAZXNIYrOlI/+OZPPQ1D3A7A9cA83A7SxQFikJqzAZRzrk1CvGEAyNxkxIIfmlVV6JXC7YhA3BxWLUQ82AJdfVR8XgWAPuiwXQVj2cEbzIJbrCZnHYg5bZ2MTh1lRWTy1Ohk/aDfceM33qPXHVeQ0h13KB7koaPkVd7jTV5GeiPlEZ6TMp6Uoh07NqmSRimWPimVup2VLimUbqmWTqmYVqlGjqn/l2Ypmoapmp7pkN4oAGkPN3akfJmRGZmKu5zQERiAkohBDo5XvDSTmvyAkbReER1YZ/LDnuAIHHBR//lfp7CIn7hICaiBKKCK8X3SlvBBqfRXEDFfApxQFHVCERgC9WWCiBUS56GkF4HRjRzfJxWqB3hC+cHYgoAQ2XhqXSpZLhilKuEDXT2JW1rIF4VRHgVAn7rLOywfjBVJp2hl8e3pDahXNt2OF3TA7EnqFVWKPphgLbEgMpkgCIpruIbrt3orB2LguC6TLmkguuagsPDgulagNhWat3QLNRXTBnZTvIyQDpqLiRxa5QWXkfZDa77mwT7MACTAHhjOdyDGXhni/wdowjyUTI/wzEHN4dtIBkpUJ91ogrJdTaWuTWmYYShcIQkQxC5ADc+tp8SKhE8YGxS0jB3STVy4R20GaFzNBoae1VYYTkZ9AD8k6HA6hbNB23l+wE18Ds/UbDx0It00xNq8HBN8QOoAncgsxFbYgqg8IdW2Au5ojnEghBlyxFZkBYkKI084Yc6NwlZc54P2gEN86GOpxFy5YgBcwU28XAnUzdA6lts+3Y5enWoSnvWAI48Oro3iqHLVI5IeqY1akJXeVmbBKT5WJEM+pEVmLubmaDwOpOZ2LnJdrkRuLumGrm59Luf+qOeO7uS2LutepOmurujGruvWLuyWru0aXv93iW04Lt5GelCdlle8ikhJ7mnQMoh+hZB+nYgS0RAReQAwpckkRdGflICy/lf4RdGp+iSlViqdEIrxhR+OGCX2MpH0/UAQdMoIQEGbjBKQxcuRzQAFqNGrVhkRjQL5QRGsRAmVtJGKaG8RBKCTpaUZlctMRhEhNQjMgFhRBgAggKQb9V8m8IEDDDAmNaD2vu8NkAKa4IkoxJS1SiqOVHD0jpethggK2+oJs/AKq3AKnzAMu3BHqnAL0/ANv/AM57AMp3AP57AN67APA3EMO0gQF7EQz3A43Rlkphkg5QoP8tm2LOay8BiaPAh/cdM1qYlphdZwMEQC+AvCivEByOb/RGjCOHAdtv2mX2DU1a4VylAt4GrFhnLhAjyGAjDbxBodT9x</text:p>
      <text:p text:style-name="Standard">cBgTWylxBKiqE06qUWe1DQShWH3OEGg9bNmqFNc7CLohPY1xtR+wEYhRiU2kCYxnjY5mtLTAyIIQoQuyMA0BB217bHziBTxHbLDpVLBibyilUfY6hIB4EQtiAQTGbeVon18Ta3HDOGdtCLPjtY7XG0wCtW+DOQY2tQZVt1mJoCYQobeoCWzmAez0i0v1MjCqu1U3eeExyF5/u71Ld4X6p4x6X4RIpwQ5s4N0dwW7Pl3Lp3bFpmYbjmpqpPSNul+YzP99zm/6zPpMzPfczQQe0P++zQSe04B20Qg80/0MvtN6RKUI/tERLLubZxj6ubueR1+edSZ56CUdU0wpTJSRhyRCVSZ4cGSolUvVWCingXvg5qxQUgsrtgSgsSPl1whSpC04nCFLq0SnMQKR80iE4QQfwQS5Yn5yYyPatUQn4r5GdwowxCYvA2Dt0UYLM76Dk31uNSi4YipqkkqLCCv3FyV1KQZGdQppMiJJRsAt8gADqSNsUK4Z5APZZ8YSsNeKoL4uYwou0ULu2oLqiILmCq7ySa76OYAkyNgh+oLt+6wku8Q2DSGEb02PPC4nEIL0O9rfuK3+pSQSWyAgFbOEGLr7sARi7psAMghgXgBIkwDAvh/bQXA/Yw3NE4//CiUx1quhuBGcY9AxHYMQh9BXFZoYYqI4TNNTrjIMr50Qn8lRF7RRx7zZ9SjNPVKJREd0o9APZ7oVZEOhfRazOlueD1kEs7IM1GvNKQJVURejjMG0CxAIoF3IPjKxYdDdffUASbUwjG0cMAPfoIHdRpRwVLIRFZLd0V1XIkMzzBOjTeGfOZdVU3NxG7EQ1PuhD+QVXXVRwIl0vyGdEi7M2Eu45X3T1bOOIm3M5W0fjUrTUwZ3kTa47Np7ujnNzpa7sIg/u3jiQ3i7t5i6Pzy7qvi6Q97g9/jiRJznX5biNDzmTF7mSB7mRPzmORzmUL7mVu/Ns/UY6png8hNfwhlD/BJIIPCSSnsqsGOiXGXV0lVgIk4yvjiTAqibIV0Nvpz4JEelemuSJuzAJH0RR//KD/1pTlnGJzMIDlt2RhUlBT04laL/LjKTRU+cSP9CJi8GYkSkIlpyqoahBgiGCXJYLPkwS9wlrhdQI9PEBqHRRrXglJQlRe6nB/YV6AAg1rBtrAhDAhwz6ueRJqFpYWCOxD/PwERs7se+wDhNxsTP7Dyc7si/7sdfwtOMwsuMwEWM7tUs7aLqSnE2msYjmZ4r7s4S7tKgSaebgvZJYarZ4F7dWPKiBErQ2ESqsaiOswjY3lOoChmqy4eyDcvZVbSMGGdqEUD0WD+xAy9ZPNA7W/83kYbMhxAy0lFcdQhBUvHaPjhr3AGUoFE1dvMpAwQd8zg6kXAKkBldBLXCAsnVvhTX2AnReZ30XbRmSvMxuBVRdjVbZhBnapXUvXenc8YsORDOmWinshR2mjMeT1WHdTFUohS0sbcq1bYrkp90UhCK7RT9haB1MTEPwgB5cgBWIvIcbY9FwM+SuuImD85a/+46fduJ282btKJKj8/FE1zofHnpAV/7MM0RXdN7X84vTaJIGvkN/OeAXtN8ffuQVvuIPvnj0vUUnvuQ3tOP7KOJXPuWLOONPPuZvPuGn8+VlNNsrGkfT6UjzQ57uqa73qYU4sSq9EAw2ayf8NaVaE/8QmQKg/95P24j4GdicrrUhWToU7dAcycuCUEj/RR+PiIqKZKUUoHSqCq8XtcmpctGJmBet9m82tbSWVcoeCODviTUg7YkkHMlUglBVT0qlsPWFCIpLmwlaGso7kIKh49cmKivH9emHEMD8QiVAdBoR4NQ7g+/wHTSYcKFChw4ZIjzIMGLEhxIbKrQ4kePDhBsxhgQp0uNFiCdNouyYUeO7ggU9vfM0kmVKgwUVvnTp0iLOiyNfJuR3Ct67oUeNHhzqqV+8pk+dRoX6tF9Vq1exOr0qtaquOQMKhBVbYMCcBGDHpg07IMEeW5qsap3KtZ8tAgI2OKijKVZVuTF2bHj/80HUA0ZOHJTY00+MrbjxkAzZkOGDGB56NkBJ4Ber3zOBHaAIMvmGmH5842ki8CNvCUMqstwwFFtF7VKo9hluc6HHvql8NY2Lp6vv6VaaNKnQY2dwVd9yq57Rc4hy3KsEKOQlIUaTNckKSj/VpTsxXL/xTGAOMCqWpgd/8vbo7DS9A8qGW+8pztlW5MmE6xJDDCTQ2MDADVwgoRXDEAsBNtogzKIUUubhjKp+/EujsgUkC+AGTZzaBzDBCAtRDGuyc4AErZyKRYQdLijhinhO9GKDNHrhrjPrpOpxrgt/9BG6HYkkUsggkbSuyKyAZPLII5c0Eskno4ySrio5o1Ku/y2x3KpJLS8csksvpeTSwjGlzHIqNMkM80c2lXTTRzjP5HJOOs1MEs84odyzzjf9lHPNQO0cFM48+zyUT0AV/fPORgW9kk1EGZ100UctddTQTCNtEk1KMf300il3FNNNUYU8KCaEVpWJoZn4McgELI4wAIpSxCCFgFVxYuiUWA0qalV8bGgDjk46QcSANG5QI4ZPOuADEUT4uICEWEUAARE4JHHhAzU8+fUdUdRICocaJMkEESBIEIWfYRGyAQR1R8ggAU/eRSKKIzrJ5Fg4LphAFKNw4meoGSg4IpdOJChh4IN+PWUBdLlllx8CREChgyPgmNaAAK545wEKOoADjv+BVl11gR2O8DfggfEdOQhkO5GCnABKwdgJjo+t996RO0gW5Yu96ACRXPiwVw00gjgiMUDUeIFkKZA1oASDjoo46621JqprrsH+WuywyR7b7KzhOTvitMsum22x30Zb7ba/TipWhsKO22y28RmK71iLinXrvr32++x3AvepoIheStsgpiwFk8UvrVKjgbEGGeCAA9TqnKw5aGwqFuHOZLKukfM7DSsRMNOwMBEMDOAD86gSg3USxRjRdR6pigGzDHrAwMDBTNtnn3jei08UxgQU8C1NjLcl+fIuRK6fXbgUwynfbwTQvB51B3AryGx0IBSnMszRqlim742z3PVwYL3/0xlp7XurbHdiA9lbOWwDJkbhGOhYZgeFcAWAlgcXTYjBBjuwg/xuMA4R6I8JV2CMLWjUGAHFySq6EMMDYOeAHtwjhD2QhVN2sYfPdE8UxYsFAcq3HbnE4jL/A0RV/KMAEoAIRJUSVZckRypTKWpyYPJSqLAURElFToibUuKYQNXEI/6wiVRSk6Si+ESuDLGKgMrTfLpIly86KYyLKlMZ/3TGJ6axVGWklBq7yEYwatGMbaSjHMm4xlPZEY17nGMfxzhFPQaSd4PkYB7j6EdEBhGPgkwkIa/4yEMu6U6VdKQVieSqx6nqVRDjRwxoZQB7icFgMRGcTFC5k5gU7BSn/3jAD2bGh0x0omPISheyMtEwcp1CXvRygQf2cBOl8EMUE/OXvxAxy2MhomFqyNa0pGAvmHhCXlKAwzFfhsqh4CNcMwjBJPjQCT6Yol+IEJq9znXNbSVzWh1bmDhdEIdYAe1YHxNFTAKHhBq082XAEgUBolAyOOSCW6aQwrZMZjJrxQRo5rQnPvAxq1yYUwIBUAMsw3m0TORioh1DRCQmQACftKQkIamJTVhCkZOupCMjUSlKYaqSl66UJimZqUlx2pCgwGQnJP3JSke6E50ENagmoYhOCCY4rSFOKadgih73ZKY9JEAJZdnDHmg0B855rgDFIEsCBHhIS/YDhPqTXf8s4mELMVwVhMMjzDi4RxkdYS8W7AthAAAxDySUrw57OJ5WjvecEb3hBjEIw/BKYRX3TPB/H2jFW67nV7/sYzz1E+F+nKKLNA2Ir7HwzQb3s9e8TGCtNHKKJmwxIsq0MEM7fAr7LFsC6F2Fe5ppT/L+B1bjLYZ9KSrB8aTznxbCxTRkDaEVHMud08aCOOnZAHjE4Fzi9eN4VdGRJ4yniyshZ4Ueyg6OaNcP7rnOKaKATIr62hetvOgCyHVMhggT3kVKkZF0+iMduWglTxVSiky8IxH9qydIFgmLkrRv6cjYyAMnilOFWiIUR/VgIEZ4vxPWlISTSOH86vfCFc5whzf/TEkNL3jE9s2ih6t04hATuMSE4u+K09QpGLcRxCSusYlbDCkH66lNbcIwHKPCycd1EiEF4YcNQvmGBIhBpEkJilKYipBY+QQfUguCycypLnVxi5lMAMSqsnUsPrggAVcInCoN0gJ0aZmWyepXM8MsEM2Ykh8NNSfAJpAUKJ8CYUcwZ7KWSct6fcCY12zzMpXZre2IlJ7KCsCq+JGQlbUMz6QQF0L0yTGaJZOW5pSCtfpWZZIly57vIAA9M5EJdjEtmVrelpZ9JgaC6U1udDPcrQs3t67ROtdc47Wv4bZrYdtabbz+9d6CfcpTYo2bqIzJs50d7ZlAO1bUtlvfXGVK/2c3+9nc1qaTJTJSfLxkKEaB3ITx6+PTjOMsB4AEIDyrBkhwtQDuvkIrtKcp01UFOc5Ng2upW5UYIMBAq+VsXkCmlb5oAgnCUxG+2yqYD+2CMXw5jYDGSxju7a8yp9HEiFRU3H4sHK11ISt8ylNyR1qnrRCkuCaw99qy2qcyURHDPlbTmtlh6Dviiwds2yDC5zQlujuQ3yjoZyAHfIgxaYVfXm7AGNHK7wpoNR76HL4dMYTLeKdpj2hx1J8hHEKEovjez/lt3a34pi8zsFEaQmB0kGk2KoMV3z5UE8Mt0VAPMbrCHmpkBxzlm8EHZnG6fwzh//JY8YkkMVT7mOIRM/848TR246AoP/nIX7K/A063giNZX89fHvSXfyMfDYlgzhtRkasnVek/3/oXd36Ss2f96P+Le0DWPvS0V73tXy/73t+e96av430NjGJERlL1kMdKKqHfKjqDslYZKEVMHuaSU65y3NovmEyc+gACMCIIkjDZoakVo3KVCx/PzES3gLmTSBvFYOl09f0bhgp5dcxn5S7IpLFJYKTNJWYAAzrgnVztnBLgXFKNnVzNY96gFIhpYOiJYQJgyuZPn6wJzwymYPjhBRCgZLal0/xFCpbOYGSioTKh1FxiYo4GEUYAClhNEu6sE2jwZOSqp1iqpkrKJnjQp4AwpoKQpnoQpTb/wiKO8KeKUAmFaagcZyVeqqYSYnEWYqd08CZAoqbIjXAAZ6mApcieqr9sDEhswRZaYQ8gYXOUoC2u4CvU4gAaIAHwLd96DPOoQjXwonu4A0RE6xCEC7VuJzHU4LP6AYYQruNiIQYkQ35wpSr2AGNkpB+k6wM84QFsADMKQXaKK+du5AYcwypASBPdw7J6oDgmJ8H4QhHt4BA0MTUKUQRkZByQADRcIbH8IuKYhTtswRrebjs6aHpkCytqKwGQA7ckTgzaQ7wko7F00QSUTkaK67wOES5iAANIwDesYhZZKOJUpB806+JEwEPM7gFMADFkBN/UKn8cwAG0Y0g+oxA0/4QfmmIfTiRFZGh92MsKiJHnbmQ75Av4EE/5UMX4xhD5WG8gY6/xEFLAiu+MXK9PZizG/qj0ACwi923HLFLdeg/HbszFNtIjGY+KMHIMR5IjZYwkZ88kSxIkCw/COlLHUpIlfcglT1IlYxImPxInHa/2dqzxfEQihkX6fIX6DGAwTE3WCKYKg8VuVIUnDEIN1OAUouYH2sCaaOnTSgAQCEANWqhv4mwEfmkPsA0miEliasDQ/sWWcokJMAYEkiWa7uUmfiVbFgbPYOYgioLPEmZhOK1jZmnQCq3NtOzTPAQe8OUUEoKecuFjIM0oJk2hBFAq/eZdqrEDqKZmloUEov/yYlwCaEgtALAGIcgvWRAhRlRgByyT06RAlEJhD8htAKEtNrltNmWz22Jz22wz23ATNmlTN6eNN28zOIHTN3czN4XTOIkTOX/T2gInIo5zOG+z2r5N2XRTOpezOLFNmLQTYryv2tCNIO0EOUpuD9qwAZxBCdCzqgZgAJQAEtpCu67KKQQEOq5ETFLj6fKiDHpABShAfxzgd3oBg1QjO55xDVQAA/SHhdpDDO7BGZUuBPYTDcxRDhvoRgI0FkgIMy4AZE6jP4RnA5wgDXpgDUwAQXHHPVAuGE9xiVqEhAIjPw1UQhODGG0HM4LAAULgCVQADV5UL2QBG3MI4EZON4D/QD6gIrriZz1iQXrqJ0FxdD8R1A8zIDx04RHzsDXWYA1MtBPxzRN0JwAMtD/zwsvEwB4MEUTToARugAcoIDAGD0NsRLiQEX2W8T/WCipWaLVC5IXKZwLC6ucug+qaIoc6biYNzyBJ71ADMiQzzPlwrL6Gz1AtbyQzLyNrTPQqRcUSFSAZ8vciFZN0L/U8LPZCNfm4iFSLD1U9lSCFj1VLFVNXVVVHNVFf1fdmNfdSlVZzFVdjVVd7lVcFkr+Yr8IgNZOCUshQCR8AwxHshQAeptwiTduGSvskYsp6KlygEqJcwhM8AR7w5nGsdVuF6QsNQleyD8qwZmCA5RREASay/9Mi/in7yK2VEFMh1rXaLuZc1xUhDHMhyg2itBVrdspdDoIUvpAKhYooJAJg/Qkhxi1g5fUinGpih4lcM6IiVCJjfZClhhAIfxAlXMqkbkoKhTClYOqmcqoJu9Nkl3Cm6pU7h6onUhYJhUnbbLbZ7gZiwhCTDM/zNEEX6LEq2kMTjkMXQGSLmgIuCoz5aOQBRuRADIQVeZQ6KgMu7II1DuQQRmN4SqO4rDY97GADwhZqK0hEAkOuqoIb8Yp5RsQPN8APw3ZDkws/LmvokI8zdMG5oPYZq2489HZv2xF/4Gt5tAIYLc66uGc9fk43LgADPnRvc9E8tGc1EhRwicc0dv/BBHbAbd9W6XBGDOaBtR53azuXsLhDtEhkeawCO57REwaIewZDdRnD7QL3KlgnRkYhNVrLNIYkIA9SUY3PUht1J79zUb9zISGyIfnoITu1IBOsVQNMJpHIwmpSejdFJG+ywbIXe3NSe7uXexmVeldSJ1tSfLeXJsfXe8P3w6qXfCVV8l5SfcuXfSn1evcrfQ8PSZpyyDYJa8QABlTgBh5GXKbQk5jSWlcJWP61KNjGKArYYrVpCrvQ+5KyO6dVOxXYgJOCV25i2RQC2opqpPwP3ChYO3kqNMk1YjYJA0PCJ1IY+i6NWvd1VYqiKVOGWp9TOb0tOHvzOHcYO3O4h3//WDmLs4iJeDmHGDp7GDalDdvOrGahk4m7zTqdmCmnuImfM2epkKi2RiYkz3jb1zrozvKW936FNnckNGpFSBtWaLpOQxdsQWoq1wH+jQAWyEImt02h9t/UYBc+DjNid3Wx9mkyCGNeVOnK4AY8oXkYpDwkaya3ZB9eII3F9kZ64IZGDi50Jmuf5miTNn10JB6QhxGCrgRIRz59xwFsazxQrgcot3Md4Am0oTPKMB5iQEzdNgNIgBQEhLhyJ0qVLg3WYLieYoFsIAwS9BCcQJftuEMnKDG0ATmiAj1aR4CtI7VahzDybUDskXefQjk2oASIETIk4w1mQWhX9VA5tVgf/zV43xfIgk+dd9JRY6x+MaXyROxTgy/zLpV49XmsbnX3flWgA1pUT9VXC9pU89egF1qh4Zn4BpqhH3qfd5WgDxpYL9qiGxpWE5qjM1qiUc+hh7cnUex3i0STok/I+KEouJI7bRZmnXL+FiImhAKpdGKGmw0jOJjZ+DeGr23KEkeoctpVikopu8YiwKaD5U+pyRUplk2FjUxh0XXcgMXa/E8677WAxeU1gaXZVFinjwoKOZZmOdaodrBjz9oIPbZkgxBlW0qs2ToJVZarMZZlMYKse2Wur1AHQzYnvs2UZhMiuDWeHy9XidUOQ4Wk+Y245mEegqNKF0hAZJff9vBn3f9CQAOOR/ZgFzj7enbhHhYDepBjgVrIL7i1eW7uOXTh5TxrH2xhaJvCFqqURhxDvUIaK4j2tcdhH9oD31SHsveAaLWnPWIhtK9iD51HsfZgHPRjtONCDPANHcmKFO0h7eJhH2SBuZR2ffiis/dAFnYBuvcQK7rOMbSHLyrEOZI2HhZDdfBttkBEs4a7vavCE9hLduBiP1rovTdIPEfbao9be7DbaD1ODERhsovInec3wBZPnudrwTeaVfXLIj2aiZgXVIHXIaG3eIP1Is/XfL8XfT+cfkccfsMYfCE8n09cxEMcxNfXxPGXxV+cw1bcxVOcxeIXxd9ZxWPcxnccx0//EolMpX4nnFSaMiGEUpjKBSj1bCcIpzmlk6d4pdwOOCm1zYY5KcpR+l4Rc6j2tYoFFspmom5kGtu6rSVieKuxrfu8RqeE6gvz0oa7r1VelieMrICLzIGNLCmEQquhLzTPPKmSSteIrdZ6jdARPW8S/dBxrdEXvdDXZtgivYuVjc2l+NKv0zoP2MxxNop/s4a7L8+bynAeR8TAuCMTfIhU3Q7nIyrEs+nYW7E0YR7OuxUI12v7gikky7bhQj/2o3R6FyowiLYp202k+Xj6Yg/GeB8WeVjHx+YI9yn2QBSGrq5YhA4Xw7GlmbsPN7OowkeQo3k+kTxKAN+Mh3ZEjjPq/woq+qIvTMOXeag4ipu4/8q2Q2Sykru6Cgx5WEOECvwOq8Kx10eUM/m6p+LXFQsrEN7BQ7rB29l3f3yd7Rd4eXbzeFzig1141Q1V71nzTPrC9+ijRRpRIbqjbVXkK3yiMTyiR/7BKZrlU77hTz7CSx7lZ17lm9fma57mX97kdx7nkxfmb36khVUgKz5KUppV9pcLewox8UkHkSo0MeILR7jLM8LpM2ImuFMomnLPuf6UqDopeaoghMUp9cxXKDiv62Zla1qGBRYpzoyq9/wJv3XIpPOJxQWr5c/L6VrOg6pVzJ6te9CthVCuRbakaOJjVyqnSJbxbeqkPnYKLZ0pSf/CrlOCqOx8r+v8Y3lK71cpI6oNcm68yEcPnp1947+dd3A83XnSQiAJxsRIxleukewTwVpETeowSj7RG9tnsilHIvMZn5c27fzKNFRLfDho1f0E4tm5IjeV4V0en0lewjWcw4O+w1Uf45vXJCdyw0l/4uu5xGm8x0m8xct/xi/e/GFc/NMf/YGc/Ndf/cef/d+f/sNf/tt/9CfV/vcf/+sfIPr1izewIEGBCBMqXHiwoECCEB0unMgQYcOIGA1ObJjwosaMFD+KjPgO3ztPJk++K+lpJb6WK0/xewfv3cyYM/nJtHny5btTPlsCbWmSH76cNmXuXNkSpsqWM4WqXKn/82fVUz/xLcXKk2pMl1F/Pu3KM+zNklZd4uR6EyvXlV/dnnXLs6lYlF/FYoXpNiXWszNrer3bE25dn0yPJtUJT2ljxo4j65yslLJlyZgva66cmfNmyKA9d/4smvJjzqdJq65c1mdfu7DHNg36VDHKljWRRvW5O/btnlDhYjXJNbdSsSdDjlwOsuJDkc+bK+RoEbrE6s+nZ+eY0WPEjdWbd9eoPTp07uGvY89O3vx69NrRj//u8AGjDQ5KaGLffrx5kNS9Z517C4nRjxgPiIBfAFfswx59Dsm3XITKVWhhSPMx196FFGXooYYQKvehdBxymGFHIKonooAjxldihd6l/yjegBLF2GKAFX34IIYy9rdejj16xJ+LNwrYYZA1/khkjzseWaSQKqZXZJPgPWlklUhSCeSUSTqZZZdYcgnllkyCSWaLWi6Jpplqppgmila+ySN9M17o34tT5enUnmjRtRRyWRlGVkltXaWXYYilhJdaXClm0qKC8ZQbTjTtpVVPYb1lFFxa6XQpV3JtlRpcnu5U028oIYWTYjMNR6qiZXWl2KRQXYoSXUIpptZYQBmGF12CBissosMKmlJKu3JqrLDIolWss802u2yyz+4qbbXRVksstMIBapOuySIrrrLOentoX4a9pey4wvl0Kk/AxnqKJxO+2OaQKHpp44oEJv8J5ZjlLYlvvivSCSN/OAJoZojwGRwgjjw+ZF8bDvQQsJIEg/dfxi7C2c9+H2tiSww7HJLGB6JsF/BBIWpMoZUw2zsnkhDLfLCOL8aMM5Y5u8mmhQzTbF3NJs4sp50aIr0jiT0vvaG9/9LYtL9PT7</text:p>
      <text:p text:style-name="Standard">0v0Qc73XKJUTPNNYtVf611lEWPjTW/VG9ddtpkK8322RG/bTOVd8rcddhrXz03mGtybLbUG38IF0w+PQrrUTshNdS3wdm1uFR/6oZ4Y0zpOZZRUvF1laFy5TWY57vtlSdSuYH7V7CnUN6Vus669di5tvUkelyd+oncpYDxVJTrxzkb1qK6pS5aaqWhZvxqyAv/n3xoyxd/2WnEhxa98s6P5jxNteEq2/a+XR4Uq9/+Hnv3sc0lHOl+nqrvly7fWffAJ15n8I93O6yi3vgfGbh69p8NMHlqkxDLygSRB/wBP/ph2/4WiK/+8U89e+gHEgQQAgw4AYFqSBl25ncm+e3tgzrDW9FCuDOglemDMwta37Imt/epbW75w5kLwbbC9fnnf1IiIMZyuCYc7k+GO/xh0n7GQ5/5UGhRs6ERg4jEK3UQiAMTYvyOGLOjNdGKVSSiFOtFRaFh0YtavGIYybSxKK7PZoWxXOWI061emS8vRUGUqpTyKUCdxXDksiOp9riSSbXFOFd5Xan4iBbInQtT/4TBDak6172zgCV85jpLqsiiG8bBSyXa+1xdZCcoyF3rWtwqF7VA+axsbWta2yKlKMsFSlNqi1nUguUqVcmpt6REVexiZbDGxbq+xOsrxyolYcJCHNxhjyn08lrP3Bc3IJURbQ8D2xed2TYmcvFmFysifET4zBeKrR+xsA9+euAg+DXTY/0yowr7sQ8xIMELG4inAwKQgFg4qGb7Kpg2m1hCEIIRhdjspz5JCDhuhumaZvSSxwiaULdR84gpLCg0JWrCv8GQhtVkod4ualGb1S+jE2Wg3TAKN/3JjaMn9ShJ9/bRkraviCjdqEo7OlKaQm2lMd3n1hKm06rFbHCwqv9c5cyiGLnYJnaiM6RMbgnJzfVOM5tcnFRdcyjBNGpQQEFK5qYyq1htSiyCYeNxHGUt4RDvUIs5zlIPlStfdutbfVxdqQxlmN68qnl4rR7zije96a3Gr3zV6/AE+zzCUi96aeVcXhFr10o2lnvfs8tX3Zi4uFQlOW2qoXOuKR2eTrGbDcTpgGIIU5PGj0DKRO1CwxbNLBpkYhfowS5U5sB8ZmxGJAqRJjSBhCHIswRXCBkDPSs1lwJ0ta5dJj+HOEKfHfegyK1XRVtII2/mNIsz/Nv7lHgifIKxi3EKI3aZOF51fpe85zVveMH7JfaKCb3rhW975fte9c7XvvVtW3n/9Zte/sa3oasF7U2NuxDL4TGNjepcqwA1nJkcS3JWsd3pfGeurLgqd59DX1ooE+G2iKUozVIqWy8ZHMCECqrC0mpZF4yUOFaycYTpi4O7EhjgmOtWu0wltnYcyjyiUlu0XGUsfUzkYArZyMMKcpDLxbrWvJLItEtXHXsZrmeJbsFfCY5X5mVQE37WpB2jqDWpUyf+brakEPuy0Xa4XYgOrcv6fMg4xqGJWMRiupvNYRS9S+aC7EETYpiHPex85yDa9ozLTS5L//ncJ4rZ0QwNc3PVTOB1EtTNeA4zpqNr3YCCNG4yrWlKRR3qm9rUaqUldapNPWpWlxrVInX1qmEt/11Zx5rW2/3mq3U9a17f2tcnZHNPO9vEQg4OqEPlTbfAF5ykHjJysard5ia3VBVb6tqc1JTnjvmoWG0VeK1RlVg8zDtNCop6kAlUh8dqKBG/xVW6K0uoDlnX71HFsKapHvTwbb18k4Z4gPU3v/Na2IKj+3ieqRRlPiXwfX+G2YiU3Gx+J5vIxjtxa40J5VKH2S2edqK4vd9BQ26/lw7XR1v8NcE+7kDoUjebw66uRTShi32WNoAnz6169lNnABa6zJx2WaORFumRXvrRmUW6Py3NXI3GvM8E5vV4da5dOIdw5EvErw613kP6bt2/9wV7fvkcdrKPPaJd53rWxf51s/+3He1rd3va2T53uccd7lD8NGg5yOq9cZVwfPIcawzlF0fGalIR/hRiXrVt21GFqRnGnlSMku7e1dEryGor7BSZVeyZ+CcOz7FXahUsp8y4xpRHpOMwScicsIqOrHOKj1t5yiG/0pVJFn0sVUlK2kNZ99Nasix5ry4X/x5bjm+jhc+ty2LZyiWums3nPJFMFM49z3v/dJrvJV6Tow3rEG0ZcbefUIWlFpvpjLPQcw3z9KATzCszKMkT7VyAKnroXJo0/Xeq95hbUaFPF3Yo9VDWFHRRR0Yz1Wq4pnTex35us2t502sRqHIPKIEVSIHTBYEXWGsLeH5Oh4EfyIHA5oD/GWiBJQiCIRVs5uRx57FcxyZUehI7tTR6afQbQCFhXyVuCzd4laVVzyc6QGhHv3QTZiF5z0cUXgVJX8E5EUYownJwHGZZjrEWVJV8V+WEfQR7THhhm8QnqAJZ5EMbsCGGFkc+NvaFs2GGalhxviGGbHiGZLiGaVgbckgbOcEZevFvCOdYdpiEkgWGZ0hjGFdX89ZxV1eBISd0PZV9oHZzKDdEH3dmMtdy0XVqnlZCrdV0zIR3swYhpwV0Ntd+Q8ddjPY1R+eBSYeK1vc0+ReCrdhp/sSCzER11AU3RSeLj2h3eaeLkOh1dceJlAaMCEV3d0eKwWiMw8iLxwh+vah2/7sojJtIjM+IjNGojMkIjW8GYHqWjQnIUjWoKOCYF6PiKYRoGH4kKWsRY2hheKAyZZAHV9zmg17BYeiCVmTRbX5SR1p2eGBxYn9SLJN0R+NWLo6lerySJ4MBPneIVuH4ScfnkLvnfLPHY0Umermke7kkfLhXZVDme9B3O3v0VbU3e/loS3pxeX5xkcNSj6eDYzdRVNW3dM24fm8Gi9EUdNMUf+fEjHtGNsTViMyoigQIi+m3QSLodX6DfWMzUAF4dKMYXqNogP2Hi1DpfqY4k5X2QKf4iAOoaQVYfxdFlJKIgkB5lBtIgq7IgGNplifIlmkplA2oljrplimIlnUpl/8rZ4JvCWempZd3CZdraZdlqVk8RZUelEUvGINDZS5cMRt/UYUn2TmPF1dONRkKCUmZ84Os1yuY1Cx+1IPaY3qeFyslgW2ZJCsah3BWZWGTkRTrtnyceYWMFxlNeIMD6XrSxz26iYa7uZtuOIbAGYhhGJzECYdySIfCCYjHiYa/eXh46I8BN3h+qBKph5sG2YZzSCvwEke1GRVNyZcpRTSZOIsv05bk2VKL2IhMd2jBKJaGmZTBJpichTffoSOgKERKGZVBWYpetn9K14pRqXOa1Ze4+H76WXVARIv505/311/WWI3YWGYPyo0TKqERmosXykEViqHUSKEZyjcfmkT/+wmhHWqhJcqhI+qhJ6qhIepEniZgKnWA4aECNFqjNnqjOJqjOrqjPNqjPvqjQBqkQjqkRFqkRnqkSJqkSrqkTNqkTvqkUBqlP0oFAgEyYTmTzvFZtsigKqqIR7Ol0Wig+ek/GAOgROeXVglpO4mmfnNoLreVA2p/KnigAsWUW0lN+keiVymVkSaj8vV/dTpg4Hkl8hmXgDmXhRqYeEmoi0o3jQqih5qXZEmgdDmYj4qeOTWphjqoiHqpoqVqmqqoAlWYYvSd1CGlqJqqqrqqrNqqrvqqsBqrsjqrQUoFNXeIiMiXAlSTlYqpHlpb8reN+NmC7SmoKySe9WeX5ymN/6NFRJE4lY0Gp1Mprco6p/jHita6qZgIrYtmmMAqqb26XBf6Rf/FrMuopnqKrl2qriaaou3KrigKryy6oiBKryIqr/XqrvGaitdory7Kp+vKr+n6otxodNz6Hy+wCgm7sArbsAzrDzDgDww7sQ5bsRQbsQkLA7wwsRKrsBC7sQ0Lsf7QsSSbsB1LsRkLshhrsQ57sv4Qsia7shl7sjC7CiXLsjPLsTIbshHLsyCLsja7syursUD7Ai67syI7tD9bsx/7sTH7sk/Ls1C7ClJbtVF7tUE7tSLrs1abtV27tVgLtl4btj1LtlpbtmObtmK7tmi7tjHLCyKbs6sQsR/7tf90a7J4m7Uie7NNq7FsO7U+u7c7W7T6sIrXx69FKYpqmpPg+pVYmqbwB2zss6dNt2Y86aVsmqZuioDUWrnRmq1P6bktSpjQ+ovKBbB9uooA6EOBqlyA6augWqmUmqidGqmMaruOiruQyqngSru966mWOIGyq60Hm7u8e7vHa7zuWbvJu7vPSqoNWpUC8WQx0WTUKxygYr3pcm7aqy2nkL3X+4Tq8r2oc73kW77l+27dW73pAr5PRmXne74r6Rbqu73j+4Tecr/3q3xvFRfby7+Nl7/2+7/+27/2KMD7W8ABnMAHzL7x6776i71WRr/i+xOgMsDca8Ea7L0G4q2yhor/4+kjrYu8lBgjKaeeWjmfv2hcVUmmLMeWy7qhc4mTinugHjzC+tqg6mrDkwiWlnqsxXtd56Wgwjq6IGW6OZyv+HqvAhuwqLuvTzyvSczEUazETfyuVwzFpvqvW0yuZdeiXnx2/hrGb6d/MGqwyzsS/nvBF+xh9HbByKFtgwEscAwqRNiEQnFZcLySa8xgrgkTTgG/g5HHdZy+cXwod/wnhYyQ2rtVs0PHacHHMXbHlOKaiVwVhExjeBzJrYLJnLzJS9HJQHjJo7xlnhzKoEzKmKTKeWzKpQwvp8zKn7wTqFwssWzKrrzKg+HJU0GEryzKmkwWEuYtMRmja+doz4S5/8LIuE4EpgULuWsagv4nqCdsuUoUuZkrYB44f52bxlcZp5+Lwzfsw8uLxM1VxYfop/b1JuLMpUIJu7Y2vKLavPDcgfT8qfHsuyQcxPU8gsCrgP6su/0svPqsvPyMz/b8vC8lvU9MEfO4mItBKa15hxS9SZnCeipWhK25hIQU0a2JhyXWgxY9kGwhbxoNLJJk0dJZ0YrThPfG0qNTWZJV0tNn0ueTcGFR04zsmr0zKDwdyXwkmUEN1HNM1Ktj1ORmeEktKEtdV5bF1E/t1HkI1VMt1ZLJFo1JnT09x5flmoOS0gMJg7Q8KFJxb0uY1QX5O/Tiwah2ftvHzeHaUe06wv9u2nUrrHctfKZ1U6cxPK75OazwycP+ibvd7LqPasYBSNDxGcTdKq61djfuPLkd2n3luqFSvMRczNaU/cVjvNliPMWZLUbuVcagTcbmnMWXjdpWjM6hvV8uNX/aSIrfbBCb6WGB7Mb2+G4E/HkJPL4LqVZdrUdO/UtWeEkLFi+6LW9Abb3Jh8iU1Nu+QsB5sWBb1b8bzXwNdpqdt4+8PRYP/ZqVBd5zRI/jDdxyZd6Fgt5rsTnnzd7p7d7rrWDxvWHzHd6D6NXTfZCfVzlBuBW2PdQO1tM5TZ1hPcyxF9tZXH68inOGjcXtJyTOfJ+DysKGJrro58PKzH2KS7t9HVH/46zDcsrQ4YzhrE26WTmNlPvh/dWV7zcm7XyJvKuB5vnPMr6X3mzQfjrQZ0nj2cy8N+68Bx28Oy7QCB3Q9yzkM07kCBol0MufDe3QWAh6anHbEW0cgHQ5rCeav3EqiMMYH0YWgoE5yu1sbuTR3lZU31JtnsdxXk541D0+BJ7RlzRvltHlNsYSXShvIIZ5Eefb0lkTjzljk+Qq2IYXNdYng5RxTvgpkcKdRmXVVtEsTT3U/3jUlT7pcVXVlK7UUb2OpYnUT30pSQFizUYsc/UXGbcpqdd5BI7naj5hYj4cipzmTeVtsrPW7xmB7IeswCqY6GlbUOeWda1DzwjCkxvh/xPSunB9otjca+q8aNJ6pdGep82r1wk+5MnK2LHo2Nk1Rltsk1li2avdxZ5N2pht2sVY2uV+2qyN7ih+7uue7vA+2uxO7vQu76pNxR7+zA3OrfOR5bACeB/JRttrZJey53TEfKdEjxt3yGUeTMedkvU4bqJOb378epn+5a2jeMtXnXlE8NLCF9CCLk4VyXQBPdht8pU8kKRn6cPk6e8t3+BdOuvWKcfEGZ3iKLTJ5sRReZMibTd46NSTFlZ1Gjkf4D4PV0NfWbWzcTSPcbuTLlb+VNbS38hxFSnpFHUE6N4yKZbCYhJ28HtUzMY6jPseiSfer98nTXbqrP4uvJd7uv/9oAuxoAl7sAdioLtxr3bLFAt3LxD7QC80Zwsd/PdvOtg+LAYd7An70HPgpH1Ofq3t3Ll4au0D258lzu2qyzNd8uJt/+Py7ONBDtCKreSkj+0/ruNJfuSnv/qpX+Slz/o1/pey3+O/a/qkRap5KeLfGRKMF9y9jHEULfw8yN7dNnG6aY4hiY7Urd+xEzytaUwlZklFiNLyPYZp/WyMtT3d9i7TT9PYczqGtxalk9I5XVkJhtGkmWUnyemaXtR/4uhALf+XHuqbviuYrjtCDf/uv/+WDhD83g0cKPDdqYMGEb7jt7AhP3wDFxJkiPDUw4sUBW48WLCiwYGeGI7sKBD/3kWLJSOWHIiPI7yRIj3hW+ipX794OHXm5LnT502gQYPmvNnTqE6hRIUO/enz6NGlSYEqfdoUKtKpTrFGxXq1qNaqVMF2zVqV69iwUm3dFNNPU7w9bb+mpduUa8+5dqXWVQpUE9K3TPuJ+ev161nEiRWbFbqvXyyxaRVH5YvWcl/ElSdvZoq37GXOYvPW7czZdOjPlT0zPrw1seqxi0GzLg27Nebas7O2Xgp79W7Kun/z3iscOO7Uum+f9U2WeG7NzoM3X37XuGjX0EFXn26ce+/rx5mH/17ctnTw1NG/ttr+dHLPp8O+m5lS4EyRESfuf7eSJkWJAFQIpJU66g/A/1NOaiihlE75DyGBCiQIopT6q5AgfEQSiD8H91spI4gWHKlDDAlqsCMQR4IJQBQpikgkExGkaSOLTirIogzpo8+lGC1aUL8DKTyIRw0nJNFBmXj0aEGUbLyIxxkT9JEklJjk6CAFpxwQpRmpxCghL1ECc0snr6xSS4kw6nJLJmFiE82EXHIIoShpVJMhCXWsb8gnmWxJpgO1vJCjDXUUUqQTJ4qJvve0G062yLQKzjTJ1hsPvLzGYwy5+CiV7bn09NosvlgeWGCMGAiYx7HsGnVUsO46hXSnWHCKh9XBYC1utPDUiyqwx9zCLjPvXPW00smaI21X1JYdNlnXlO1V0v9WPbUOu+iMXVZbUVFbzjBryQLXW3G7HVW8cc/91lxo15WV3EjfVbdcedult1p748X303uRm1dff/OFj1t392Wv4ID5BZhaXdEt9tqHl5pwRAA1zBGmme4zdEeRMM6xwzc5AjRjASfkkSOERv54JI1pzDLG+05eNOYAF7JR5pFZfsfNQB9k8KGTc4SR45hyBIlOkGBUsqWaCSUI40UhpDjAmZYssaM9PSoQIhRBKgjIJzWyEMuSUVxxJYXIpmhFkAUEe8WJu/ZvpAfP9ohPAqlUeyW2uzSwoYi8HrJEK8XcmiQD3ZzoRSrRrojPIY+mW2eR/wvJJmkV3g5U7XhFFtP/fqm9CjPaQDcsc8sQNtdXnx5Y4QQzEhGBlMOkLV0qzzXdfKkHrADCDxoaEAOGELroopE49mDYYGPZeyqLDHAJxAIP9uihiC5oiOADTSCLTb5pz9N92+ZzezXdSUOnrd7yw7V9YFgTNi9iiFEf2FngQj3v2fO/5//+1FkKgJX6X+7wx7lplad/m8rf/KJTwAQK0IABhCDqKkgeCUbwgurZYLEgqL/kIHBW6BuhT3SUOD19KEYBooiDVjgxhcCtZgUCm5rEdCKuXc0jF6KT2IrkwhYtxHI7QllIWpSnRD2Eci460Z8OZCIJpWxnXUuTFAGFsrrxMEgtgkjHqjiknOXQ/4ZfStHPpsS2MYapTWr0kZLONCaJvCwjaLwhz8wIxzuWUUpWmmIezUSjwPkIRG+8W380hqg6PU5qgEqTnAAHIZkVimRSxBGObsQ1mzTqgP/6XvqYowlQ2ioePMFWuOJXLQJ2h2DWESH8jrWUGaRiCWaohABg0A9cte9V+LodsaCiix4AIXsN0AQBQuCH6XlgH7USzCjFEI9nwmUP8QDl+47ylz04JmDQ60IguuEBW1xvmFf4y/h2p0tfdrKE1gzVK1PZynYOMHzKYd7BVKk+dkHrc64iIbFUx0+Hsc+eCwPoPzUZ0HqyMnQFXehBDfqeUvbTnw2FKELlN1GCOpSi4P97KEc36j55cip99osVPc9yoI4tzogt2xh+ZqYnyGWEQW4i0sYiFLclWlFoO5Kaxw45uLG1LGhFGlqNECcyovHspjXDW4qQasQrpvCmKUKIDOdmySvpjGSIwlOhAgQSwcVoaIErWxuZljaZbpGKa2ua29bquLq5CK0G4Vtb2brWp9VMhnjCq9bM6kIRHS1PZPTTWWVEtx4acYh3SxTipPY1pxWVIZij30iVI79UsqacYogBGlCAghJcASkLY+CjeIVRvbwvd6pjn/i0MgMWzNIMP6DEYNgp0dWWdJ9AqdU9SlAEPzTCB/MwZiC6QL1dzMUTN4BCEQLxXBpoYXv72Ef/NtEJFFsYcxGB8IMFfKAJXfgEesiMQAJ08QQgBCJ4rQhgs+ZJPnP2sn2dci1qJ3i6hF73UvPMrQLje876YdCBFGzgAkVX4JAeGIEWRPB9/ddgDUKYwQvGYAf3J+EKY5iDGvYghy9M4Q2DuMMi/nB+R+eeg8p3nSYcGlRPCFQgApGFQCUrXdPaRLD58UhQYpHYtJjXqHLIQB1hXA5rZEkWVRIjJtHZ2BrEOAABqYUvtpkgl9zVBjlpyBMR0iIVWaY9JshEhOXSHKu4xhjekMkz1ZJ+GlImNuLxjXokLF/DDCa2yTFEZ4bTmdaUpsd9+SNcwtBN7WRlMS+IqDti2RtJ/7YRHiFpRCtrIhEPkkl3KriiKhahUvbBWQz04bNleMIVcnlR0J0SN+9k1ipxV8/d6q43rZADF2TAgBiI4pn6NWnn3HuUPdgCvX7Qgg/6QYA7PJd69hhKMP0APD90wQ/b1d4HWjHN9+pEE+F0rnG/oMykGNMPKYiABzShAhfQIHhikEuAY81rB6M626wRKAgZCM9Wzzvb+J5oPEmbz3Ry+ly4fXVGK9pRkPbXowZfuCsP/lF4ObzhCk+4Oisu8P0y/OLL2zjBLUvxiIOck/H2pEUBPGD4coUgLmVaSGrK0iTF7KdWjuMSi7TnszpOkjBNEiKRGjNFBcinWl2UhZQI1v8URjWsPkMTk5O2U4tF9SMvpuuUHXLUrhpqZVg07Nd6bDGxPXGuAGKb2uJm1rOD6XBmI7tdJxbXsE8p7mCae1oZG6euy31OhhxyS5YsSKB6TYVTtnqUe8RFKCId0jQzEGWzlXEB27s9hhGDCTDwWcyXIbSsfbBpAa4vA2dWOilHeWqbEk1PsHseayE56XXrbosv5dPXo8EXvvuAACyC3B4YR2Fw8oQiqFsLLrAAcI0bvAR0D505MYQLntvNb4uiduLW3ih2sQYXHM8HYphH7AOub4+f/Lqk67V9I1ZveKOWwfjlN0lfX9/Qiwf2mwzYhHmZYRLT08L69zD/8//A/gP/wP/bnP0TwPsLsQMcsQQssfrDvwX0PxObvAxaMXl7PxaTEJVhIcvZwBkLuqUCkydbiCRSM6xykZabGCQDLJ6LtB75DynLEasTkSdiGpA5E0JhwRGkIQxRKRJ5IhJUIsUxm8aSMopxkJnTEStitK4pszpLMz56EzkjLDeqMzqCM65pkj4jIzvysxSpk7YhE6O6wibUjyCUk0uSkh5TvCO7MoxQHAVptCw5Opn5j0niqZhauZjANH16MIDCOH8hJSTwrM8KABUQRBK4AqKowFdTtV1qFfrCJdtyC6EIpbbQpr4oDLjYh1GCROBgFWwSg+qKj/AajFPbiT1gpt3IJcJg/ybcoK5ccQtQ+gtcAcVP8z2daAtbiAVbDIpQ3LV4sIVNZDfMugxhU4Tj8gBRIADf6YJyA5ZRugEfSIA90IVaiYcbyADjoR5WDJ/u2QVjUrfi8wPbQ8WcKKYQ0L0IGAVNMATgEq7kmj+OS7/Wo8B9Qz8D8690ir/bIrDmacCI8r6Bi8dNE0iF0riQA0jNETmBUciERMiBkriOAzjzw7iChMiDpMiPc8iJJMiGxEjTsciR00jII7lUMznXm</text:p>
      <text:p text:style-name="Standard">0d7vAk8rJqKealFi7qiQZQl0zmZoSmOWLspahMbJKQ9+yET/CqbmhkYhCm7cakw+kmmspmso6ufiiqlSyGvKzwVgSGcKf8aSPKqvOK7lrOYvBGcKzS7u7O7Pmobjaght5K7tMuItZsS/5iruVEIv1ErkJGQsau7tAm0HzGSNhSk/wirGCmQoOvBHjuRIgFKq3mqxis/y2IdCwS9oCAAEUCBMiABNSCAHxC1zUuwE/O8YTytz7gJ1lOed+wJwngmYcwfW9g1SdSmm5imWtEm5VGefpDNtlAK8GpNpYgFXdRFX7wJTQBFXLqVx7jNeGmLcvJN38uJPVAeVmE3TXymWnHGvCgnTQQlZgql9rqLtsC+44mDXbAFK6ABcvuAdywKMWA9oBADTwC+QGgEYkLF5tGEe7ie6WGC7Ps2ZlMKMVDGRai+fhj/Ly0gJs8MyH30yAmSR96Av4qcx9JAUIZSLXX6IJTMJ3ZyHn58QAP0RwXUUAb8L/rz0AvlUAgU0QwFUVYjUQIMwBQdwA+FxxM1UT7E0BWV0RbdQ8dUxNLrQ9B4Magayh7iD8CEIqT8osYaQZ38mx5rOUpriUFiQxjzmRkbq59J0g/5uzcjukTRMqQUIqZCG0TbMz+5oSBiUhRkCZeiJJhKSjLjIzqykilEQz3SM8RqwjhSszdFMzdTMzujUz+KMzqrIy/Zmb0bNMOLSifEwkNL1Eb7O6XywY2hJKZbCZJhFBvVtIH0w3YCxhh4glIARstMAxQ4xJQsyXW50AbNintY/wDYqYAzCM6hWAAOqIQK4IHGcB0OmKVEkAFGIIB2IwoxWAAZkB1ZsFUZqIRKwDVR8L3fxIkZmAIZkAFBMNZbS5WhAIPYoiVaqoTZIgVyFAoxMBUOkIFsZQAbIAD4/NbYYoAz2INmfVYz0FUCKLB9QIIhQAQ+cIEPqE2D+RzsSyYxsB4gqL5yIj+cmCZ064Jiq0b+ssYMCK4GuIHss4BeOMWvyC4rwIV16wdDaNhv6z7JM9B+rCzNFDAcLdFX0kfwi1GG8jcAKh+QbcyQfFnukNnR48iHZMibFckF1dmMpNl/HNWCA8mF5NmPxNmNDL+gNdqRJNqkZdpTIslFNMns/P/YqVUMlIJBDHw5S3PKmlKZoQHTJYI0uYIhRIvDtELMxJKIvgzKLiq6nRKrpHsxCVEhGXMaqzHKrdU6jXksGkQhpGtUqNlbmfFAk1m5SJrBqtObtAqctykruvM7u3KcvrKzxx2IshPLCEFLv6pcxKpcKEE7smK7v6kyvdxJBuHRE+w7FyTTxIoiMNI6tTU0m6vSU3A8kfy3dyu9SBGMWiGMwSAARpDMHhCtkf0Nz1O/aOkKT5ADBghWEdC1ROwH14EdAaCCr9AFWF2CaBWEaH1XHvCEvogHVU0EG6g1d60E7jWD2ZkKTWjWE5AtbU3fH9AGYOkHa9VeM+DeaF3f8LX/lQXggiUQVzMYYFpSV32139jS1ddZgvjVVgaAgd19AArogCQwhRHIANHaxKrNim17jFOMhe7LxH3w2EmkDO5MWF3az3OsNu78Ntb0C7eYB48FxniIhV3wyALd4BVzUOMVv6I9v/xy0MXMMPbblwql2sdz0dFS0RpF4hhF0SbW3SeG0Xuj0RClYk2D4itW4irW4hfl4izG4hNj0S2G2S4WYxSrwM2cQAtFWpRFXU84hVPg1cGDsR3sy1MQhTjWoUdSCDmOY5moXX7whPrwBH7wmKE5m40Y5CUbZBJRtLPxIsMd3UtziZOABxg5BX2Yug/BBzqkD0MG5IYQZH4YZEQB/+TaBWVTfgc1UIMzxJIYY2U8SRJWdglPvpEeogk5Hhx4kKEeKpSqSqGU+WSweZA1/UI+i0JAFUM9fZMZ+Vw69UJltsJkjlMmpBI5ZWY2BbQfCSwgypNCCiQr7ZM9GjRC2ck128FHRUIUGSKlGWR6lNDvw9TPzJR+yK4f+KzMxNGG4Ty8ECmCxaXpNQNbSopmXQLZEQVRyIlUvdVKkIExWIEx4ABaqgATkD6lGF9CCFdBuLVw1VZWPQWggK1Z6mgGGAMGaN4l+AFSEIPwygnXOWkG4AKKTgSWzhS4gFVxrQRCmOliHWAEiIGguN9EIISdTmmKjp0fQIXZFIpYWIAoIP8CTkgCTsDXXJpnCFtis/iLDr4H9PImD3jp69hEnhAn6hkH7BNHH+jWrehfMBbi4kWllJWVki3jgETZHGa1lWUWg7zUIFbihnNj+XPawfZZk3tQoe1Imz1aiVxaw0a4i1xsx5bsnX1siItZyu7ZzP7hJHbEuB5GxtyMlfwQqXGZqTu6qVERnqQPEQABRECETICDTIBt2L7gBJiBEJiETugECSgBI0oJRHHlFsCC2c4ESbgAEnhUhFADGKAAEDiC10YEKRgBB3gCVHiHBaiB2e4EICABQz4FJIiCI4CDTuAD5BYDprkifpDgDqDtTOgE2ZYCKTiEALiB/eCHFqgB2Sb/b/J+793ubn6wARDIheJGBOQmAFGIE3ho7fcmb0lwgQRoZYYY5BjAADs4AilABEkwAAegTKMxoiAsbQOR3EC120Irqy5ZS7XLSrmDK6OyS8Jxu9BFu7BcKjcCS8Xdq7pkcboDrEFlVCYUkycC58BEkL5ruSQszLX1iEYdGhixXdzCXaLdJHvWiX0opnwmNeKNsOMtoVPlifOEVVlVgd7sB1g1AwSAAcK4lQUQh0qwaVRQA3soFRaQgSV4YOljJlV96CiQge9VnlhC6B/AaDPnAjOY1cHYg1ZoBXZjN+sCzXFgdFu439nSBvQEin0wX0HAtdWzBWIlaBhgNumNLWM9/1YYYPQHYAHYUddaGUWieAAEOAKqTgIXGAVZgMR3699S4orqJMcT3r6/jorxEq5bT2sX9uzDjmd94xag9WsGZWzyaXa4ZsQNK+I/5C8wxlTb8OIpzvY0RuNH4fYz9vZwB/eaJfdzN+MwRvddV/cxtuIvdvdvZ/fBduJxl/dyJ9AQCvaWTTHjUMI0KeUZ6kC6JSvBXBsfEXDahu9OKG4pyIDbnuDYloAAEAV8IAC+nXD2pm1E6O2p4QfLDAIp4IPXbng4QATbVoP8hgM4kITuHggJDoKTN/ASQO/F6g9DZm+G5+9OsNeGl4I0uAGB54fslm33hu2eR25RaG1E4G84oP94UUiaBwiB9i7uEXABD7iCPFaDGJjgpj95+EaETpACFyCBQz4h+5g0L+MqrgLmJZQjuPfTPZPmP33CKqJmP7rTNoLCRMtTN+X7P1rmajaTIHwcM0zSrkTnKjFnc+aRLInDQpWiDVnSlHgRN9NDJ+Y3ef8Uug63yAQtcnI1qS2dRwwKUIolcf0BXgUKa4UdG6ADRveEgbal3mW3GXDzCrAB6VsL8T0BB76l2nSdZ/0BOpiHUdpzAaCDtbCF1BslaqodaLqHUWfgm94Jx5jeTT+D7otOTTjzROABuWh9WrIldvOEVDV0Vg0WbSOMGMCCJEgC5L513/2vKq/Za+oHQHj/ggZgAiUIPmIDiAZXNPXb1y/ewYQIFypsiJBAiEU0IozSFGuNCz9fPIjq55Ehwo8eE44sKRJkQ5MqV7JsORIlTIckS8asKdOmypAuc9586XOnSYY0e9osSvQoSpFAXerkqfNpyqVMe0pdabSq06hYlc6MufVnV5lfuUJNOhbqSa1b0VI9C9arW7Ji44Y1+5Ut3Ltv5+qVa3ft3r9Y8fIF7Fft4MBHeTJG2pal0bxf31H2hM8TZcpI0EyAx+8dv1OfQ48Wje+zZR4hboh5h/n1u1OgQZ8SAaITnEy4d8MZkeHDAwRHEGWSUIKfGlGURZ+CJ/odkihHMhHv5DsB5dNq/x5QCIIIERxEueB0QmQ9QwJPOGpIMg+EBGYbWHR3MhAggRgCyl3z/4yPewfkCbhbJ9R1wsd7/Jy2niTU6UYecVK8VxsIDxZ4XWX4vLNAFHAImIkkLiSwBz6oILHDEaZ8x1snBfJxAQn4yEjZaLHhI1uNp2iYGTzZhabhZz36l1lmn2V22nKxGeljks8RaaRszRH5To+xKfnOjrPZ+FyWClrJZZEaRrkkllBe+WSTSwKJ5ZhHatlml2yeKRttZdIZmnOkjcnclFPueCORgGYZZZ+ZWQYbZkviyGSNPWJGY2yePNZSWY4JlRhOQaW0kEG2EPADCmX0cEUsloplVlOYav9a6UK2rHCCGQycMc9IM3CxRAU8aCIGQraaIQMPsWhi0bAPvGqGAFT0s8ce/SxwQiUMwCCGGAQNuwAHyGojRj+aYGtGBWdQG0up8TQrFEL7xKOJLWCwsEQlP2hji0ozTAEuD/bQ6xG7M7y7xA+klOruEktIW60YumgygziVVKACt1BRS0AMpaASj7DdZqrpqnutpItHaxThRxeB+BGIFg18UO5YND1RRCAWeEDrRRltJEqqP7GKWFaRmSqYXjm3TGlUPl9qlWJX+ST00E1PlZbRdanF1tI/89xx1EBFDbTVl1KNtalyQda1x0hvXXbPYYc19tlim22122n7HDfYc6///XbWd8vtGN1Dta133XwD7jfcg1ed99dTeV300BsDdjZC/BUpWww7dHBBD6J4YqacOmamhghtjJDGDfth+ebptolXnoOZZHIdGBh0kEsnxpmeXWay2QACeOF5CCMBUZ4SHRy55PKdbq4jcp0YC9QAhykSkqDGDENI0SIfLpSe++mAygbg8ay3SB2EiIT4ASqnOJ8JeXyMn4kppkxoW3imlAfHBT4QUCT95pk/ggs8sId3VG845qFd8TJxPPPgjwSiUI5lZIOkz0QJSbCRzaP4Qyjm6Ck0SuLTc/zDwTZBSU83CtJy8NSmKo0wNkJKIQhrdMIYzmaGHgwhDH+EQxfS/9BLLQyhmEyIwxPW6TR38lyghkQj5uRphKShTZ5o88TSdBCJuFvOZahkJcxUkFCVsZJr2NYWpi3lb4qbCVhK8ikUoIAEgCiV05KmtqlZZR+x8FUFRGAPcxkLVgKY1kewVQkvxCBiI/EWByrxx5I8S5F0GJZHYhGPSfaDWh9hmAwEIYMfwGBYBOGVtYbSj1gQzAwiIAVKmscFcJ0BZAnZQyxclS0BPLIfD3hXIvRIkEtOAVc22Mc+XPkSixzEIFwR485EKbVUqSAjgQhEF/xAg0A0QiC7Ilu3+pGFDOAiZbFAWDO78IU42FEyZDzc1eKIN2xCjWyOO2ZVcJK4nRzNnf/2hFwa6ZKVw8RRaY+blFvqmZjDCDSecjwnPQ/aOIW2jDBcKyND6bIzhD5tmWg0jEUpSjSCXnSgGV0oRzU6tpCC9KMNVSjQhDZRwSFzji07HRex5AkCeKEDR4CRPhJlRBRy8QHyOYIB3oAdmW5xp6fYnXnOpwYJvkMMe5hBCGbHB+PkroOUARAi+NABA3xHAgHYj4JskwTw+OYG+HhBDCiwgfu8owXsIc97uBME311gArdDzWyMBCAVjSAAOoIBBZwAnu9Ioq+kaCt7jpegUzCWsZTZXXmkIAXzeXU/pwAQiKSQmxAlQA1qoEAHrmeeCwQAEAQInWiXB4UEeKlOhHr/IZ12VEIeaclPlKmSbNN0RR+eKbdfIhPqnFQk3R7JTMKF1G93i0UwIVdHxw0ucFl4ptMZ10xGXOIS9fRBD2bJTX2yIhhP59zTkReviEJSkpakoBqhZkeOktRDlYnPgAIUVSTxFCNCVYIrtHO+In1b1drJr3jc8gSCEAAlRnnLJSTCBh3h17cIYYMWrCAGLbhwC6bAAUHIipEnWIIAtkUQlR4kHoI0A7w2WchRZvOimliwGX6ACpUgMlowgOMhERkrGMxDE+46QYM7ohN74UoFkjIIupS5GCUTrm8gQUipPEGLEtDAD9K0Zl8eEACJUGSX8cCIRuJgD37tc8ktxac//5v235MuLm8J7e+kCqrOOcvXnnCuMzrNeEa77ZmdeRbcPOGstEDb2XCCXjKh52voQieanY3+26MLF2nE5ZNwlIanpdU2aU1X+s+D7vShM0XotAm4owaVjKrwKbkJ4oMABOjOTeswQDoliUb4kI8B7IMf9IKmu5RRXS4AKEAphmYGCOiA62ynhu+GxnnEGYET2gAezi6VMmgIAoiy5wFqIUcU/Pg2AdYTHkm8Rz7tQYRxlk1UzxHKMuCThH320dhPBSEX7AuRBxBLHQSRIL2be4fqpGAAO5A1DZ39jPM81AE7XCiAe3DeZLOqPW/HxtjINh+Mvn2nvH5pNhdEko5iyv9EJ+7phi/c7gpzSMLlNPFKIhSiDH+IQpQTkYXalVIJQXjyH+685abJ+Q1rpKTr1olKtC7TlKpYxSYKiYNSxGEVw+trDM4m5B33ogYrs7fFsblwRCtoU4y5RhSMCsdzVnQ+Scyv5mWrAjHYI7ZkICtD6uJZZhCEIO5+d7zj/e5/NKaJoSUAUlRLKUezxTj8JQMzVMIMjGeADd6RZIaUUl77WoiO/ygKQ5brW9IShY9xKQJZvCQeM0jFEoC1rLtV6ox3LptASzUsjMVCFy8IAQ26ILNdeD0ePYCZzFrBq5DZjCMIOVdHz/lOOm8dbmhmKagTepU10/H51ue0mr+OtoX/phmiyw+aqSFK0pOOX6J/Jr9Jzf/6vqSf/StF//vVD1CDlt/955c/qunffozG3/6hNrXaFdqZQV9DGcqXMFargdZNkUDwTBFznIIJ6MER2MF9iEHOoVxoIJX5iMgVVIkHBcd01E4JqJvTpQ7voFsIUMBwZEL+6MevBUGLdEIkjGAWfYkoOI8k5AK59UBNfUdZ/dtwydBVgZYPBgBm3MgpvBqywcFUTQA/uFWDNJDmQIps9I8BHEKA4I/+VOFcScIhBMH1ZM8ogI53kAeMPAkB8EAN3JtXtYZr2QjH0RqQbBxydVd3RVeTVMlw/VZ3sRARPYmY9FZzCWINtUl5ERdt/yUX7lRXlqCXIe7hmNzhcvFW0XnQ09FcoFxRoRwdHHIPJ/IUfxxKDVmJenGcowQhfIUfxwgg+HGNfYWEp4BKGeyXJN1TOmkN44SEXcAikeWSKPRRjCXYSzTS3jUe3/FdrJyBh4FYLVFNuiDZHhDACnDB4jmeIPwAJTBNu7xLjJECVyAShymjStjCt3gBHXjEggWZSIiBveDLKOmizjRf9HHdRTHEHiBZP9jCNZHLE7hAF1ST2eEiQrxABkiTBbyBBViACyikBSxCF9DAQVpABHxApq3fOl1f/qEf86HT/8XXAJqTKm7k2XkaoBUGWlzfqRHgRXpdpn0appGkqM2jo//JJKTRpKTZ5KWpoqJtmt3wZEm+ZEfOhU+6pE7OJFAyGk5iX1HW5FGSmlByX2GkGju5Rm6piRIu4DvszwH6lB50gAS8wQcQwKOUonfRz4EEUDwoiZFAVYCI4O0Q1X/ITia8CAkwQhXwAboFAJXwAzwgVXggghRoz7cBCT+QglvlBoKkAbYxIYzIwimogRBtEX8ACHl41b85Bz60ABa0CBwYBz+sB3Ugwnt4go4s1YzsDu1IgAOAgIdUFj88gOzAgQHsQA3ghraxJXlIwW94wqOcwi+qIFkJlRtqEV5VkHkZCqBEUCguJxfZ0Mp9kHO40JvcnNDJnBah3JXYXA+pnMv/sdx2Omd3YicQQedz8tx0VqLnWCKvzaHSkVwU6UnTkcYENccGaSL36BQGeY/3ZEdznoKkwGT0CaSf7U1jeMQ+aMJpsREJ8BedoR2TlRlCPMCzHBgM9GKw0IQgSctL8Mp/ioEo4FjgKZI2QBLr7UJIsEuxTKMMVEIuqYtYwJgIzNhLBJMgIUAMgAUw/sA5hh6D6VFJ2MLp4YoJdIQxFRO/3KMrrcsujVScKUaBloQmbJNE+ADgKYROONWSjoQhZMAikEw0nUzuWZmXPpPMsMwqyqNIrqQZYWRUhqT28ZmAtqQtsilcUN+TNpmbSuX3fWSeet8tMmn/8d/9+d/8SYVD//1pRQWqRymq/jGqoUYUoWak+O3fog6qoFpkpWJqo1pqprrUS65U9wVOqAaNAbKbfyQgGNbVZVIJAZgAFhxBX5XCt2UIczjnZ0CWxHVWefHDDMiOvaUbDF1Gs9WAeVyHq6qIJGRAvlGGEo5HeQAmEDzBFn1mYsGBHRCcGU7AAGWiEGYHZeaCfVhibCwAioSHfdzgGpJPe8BBe9gHZpilBGAAsTKhiKgBh4THBYTBbSyPiBjbEUBPus0qaHgCVrEreiybyNEWBZGXaSBXbWniBLkJlPwhJE7XmvDhIiKirSliIkYiIH6JHg7ic0nXc1UXefXalqgJdNXajxRddLZQJv/2ia+B0Y7IYcdBSo0gClUqSm2xl8cxSRhpFKiaGX091Ct+xBrN4hXQC5sW7Uelik5oghysUrh8yx+JAT7Gw9QugY2KAa3QRJGSxLOAGCXMXtmUCrd8hD76C7zIy/CZxDYuQYzJaFNsbR7x3kcQBNv6IkH8WIOR3pD1Uq4cBMggxC5RCwywghpkExzVqfbRzS4qBDCJwZZ2gRb4QEB6hBgAQglAgcoYhCac6DZ5aReUrula2TNBE0R6AN7m4p/SKdFmn50+apt5Ku0SrZylaYMCaEz+xdC6mZ/uqZwCr6g+5VHuZFL2ZPL+5FLe5PEaZfPmJBkh7/MyZfQq5fRCb/b/Wu/2Ou/1Km/1eu9/He2oSV+b3q6Drhpe5RXBUoAdLGCP0EkMvKpXlYJjZdAe5g4+qE55dMJk7UZdicIMGMO/uqW6vQk+/AAMdmYJmIhwFEhdNdYDxEANHEH/fgdgugAJtIYnJBz7IMJw9AZ69ObNYSf45OVoVNsVHJvr9NUTrmFu+M+z9lUVsubypGAHgAeMoIIIdKELhAAINAi+IUEFH49x6MMHgYYo9DDtUJsEjUYWEQpeKQjVVXEW6ewGUeeb+BwU85DJoax1QgkXb/F2iufMjVDNwdDLnnETnZAjarEYl/FzRCd6OuzTNRF8ktx6OZ1VBckGAcoV1ezOSuZ4/1XQFzHHf/LN7AalpHIqGnXK2JXdSOrZg3aMUtzS4o0BC8iAL/ZYSRAMwBAepjVFI4VY4bFeJcESGgEjLXnZTFTevCwNJu8YTUjoh7md176Y6I1ZQrAj6lXAkBbES4DM/MYPjFQp0ljkoZaZT4iBFSxCzMzMRRGk6kKBBxBTQtjC5R2EJCEEmG2EpOxC41byoelu8xEv7AagnqokgPHunL4zPWqkJfcp+sYuny5y8W6qpj5q/V1qoU6qowK0I/MzperzP+NiP3dqI79ZQRN0QCN0Qwv0Pkv0QTP07wJgMrPiOVc0+sJUeI3XabxaECxg8LyDqx6BV+HHAYei9+DJbP9o4HfQjuvgj131KrIVxwjuB2ZUCWYhAoz8R3d0QmFVoG/mRw+GJm5Iwk8TABTmAh9IwRFIAe1cQAnEFJoAF1AHSCa4q5WcBlvSjn00D3sYCPu0SF5axu54iH1ooFdhgjHMTl+pzgYmwIl8BwMXXWyowbUVq8Md8lUDMh2irJY0Ise11sY+4m1p7Mp+rHORiSNKJ5qkrMQi4sXCScWWrGKbLGND9hFhl2u17MnGrG2FV615Yl5FrM4mCve0FntZUJ+kYj3DaSue71PqRNLS4jt3Xe0KxlM8XCIhgAwYjDiiy7ckggC8wDab3gIQgCE5y4chmPARRj/cwwy4Wpbqwtb/Npg3ckzlbXdTkGMiJYKGRqggCYIIaEM8GATBqKMuEtngYkxT+GsSmIIYVmTzQi5iCIUmAALuXdkHEBMlxcM99ECVQVM1jYNIEISL8p5B7APvYYQ4+YA4h21EM7ItTjI9S6WF4zOf5a45j+SGu249XbRsm+9Ch7hHYu+bqvg9j9HyEmX3Su+Kg+/3Mm+Ms7iaItqL63j4yniLO26P4/hGA3mNw3hKJlOGo+lsU3I/SI7HofZlyJUUULUnzC9K34dYStEhDgmh8K9dE4frBHDszA5Or3SUwINm2hu1iYJ8uE72xIEbutopxEBNrStxwIEDeAApiBt1HIIT+E5g3kAI/9FnyhI6</text:p>
      <text:p text:style-name="Standard">+NRHAJSGf95rbhgHUz+PbuBlgYRHX73rbbxOAETHcGSPCayhUpOA6oBIAM2AdLBPG/qmTPGDGCgwcWRPZwnXa+wnKOZnFbO0yLV0DwVRDL2xHMMxd/6cyhFRHH8x0JWnr4PnEKHxeFqnzRURd1miHqY2Vab2Ff+sZbSXTi3sH3sXFqk2rV8dciZKIpd48LLkjCONLZgABvRBH6BAu7MRu7N7GTzB4jotubupfemCLgQp412jsvgNJleCwMsdA4xBIjmMOB7EwwneOcJegSUCwRc8B6xoMmKz6U1BwRd8cEc8AzBADBBAJBkLxcsAITAAFxy8InWSLfDKev+PHk0wjMPYgDCLxC5Ex3wnQRIEkCbsQSKLEkjy06oQQA8wJEM6ZDRNxCi0AlroghUAwck8ZANkaUvWjB/ITJUmWY5/+PCaO4rP3+w6qOt1fTpDrzzjKT4PeZ6O6j+duNuwPaAONEW7fUY/tEXDPUTTfaLafd1P9N3rfd7z/d5z9EZVeODLfWPg/eCTeEbXGZNvvfAe+UEgJ61hnYzI1U1hgASmtAWCUa2v3K3u6wdDCAvWtHDohu2kEH+owQ/cpVCbBx+wj4eAhwQ44bd5grdhBr31rxSkGw6GBxD0Ae+wzwhAASAsLM6iyQuAVmUmOp3oDmuSRyRMgL0+D3FMiH//cpuGWGEAAEh5XEAaVAgAfQD/AlACzABoCT9bLex/sHBhEX/z49bxexGvGQmvBSHHZawi+tYjAkkgMtdjA8QpfvjeFXzHr+CpdwINEkS4cOFDgw8VCiQ48R2+ivAMFhy4UKNEhwQrPrxIMWLDgwlTgjyo8GVBeCULXlTZsSZOlwZh8oSIEOhKT/g8vSs6VOIpfBKBLhVqU6GnfvH6VbV6FStVrVO5bt2KFWzYq167lhVLtuoDFSjYtnXLtkwPbbr6iSF7l6tYvVbxVsVLFSxgvrZWcDBjpgIPTXyrLrb1YIWMJZUoyzAjiDKCGFfFLDhRSYA2MVkZ94N84rIZy4fN/1RicAbb6KqdOUyu1Pq2INUyKv0gFWuqrtOXdetu/QNGK9n9wLBYkkiEqHmA482YsqTCmX17/Fp9QKFWkiQjMowC3j1vetKC2a9X349AiEA0utDwE6gL/kYNrmgSs1iwqQwpwo/7vvBgn7ICBMsQF/z4opc9ziNNwb0q/OvCDNGykMPuNuyQww0x7AtE9zCksMQUVVwRPQ1dbO/D9EZ88T0LZ7SRxhNxvLG9s3I0S0a9ZiSxx7CGrLDFBcf68asgfTyyySIDY9LJGhmDskolr6QySSGpLFJLD7msckoswfTSzNKsFBPLLp8cU8odg4ySRTaBXDHNGK8y6iSjVkKoKP+lCCCAgiCOOEIKAwJIQAyOigrKo3c4gqgifEQAAZFOJHEhATUMIkWMdx4w5gg4OpGgBDVEaaioGXY4IlNTM0EEkUw6qRWREQIABKKGBrKhDVoz0VWUFmpIAg5EgCCBgg6kuBVVhQCllM+ovusAjmEDeFSpGTDAFg4+gIiDAGMlmXXZVQ2a6R0bQLBVV0/czdQAOzpIQoIA1LgUETg29eC7Kvjo9wISCFj1oRiwgINhVBFiKCKBKsooqED9jAqioSxWauJTZuJno5UiBjklhEKSOKVJJSaZIZVBZpchij6myWWJQzqIJJBBvpkinWnqGeWWE/I5IqcWmrnkhDgiOab/poH2GeqVpR5o2keJ4jMojkHq6aaonMK44179BFQqO0ksMc81jURySltswOAtt/pAoYwSrqArzLXT9HEvEcvSZQEuWhMABk32iSVAMcSwxZYZWOBgtUpkYCAGAmSjag/PQKNkOrME08QWOaZgYAkZdJOccgLmuXIBDih7nTXWKrGBksX6Ab3xx01X7Qck/qNOk+ae42FJ67AjXj1bNHH1CD6K+EAUxEsLMMYztfQKBvn86CI/GmiAgj97bt8nQfT28eSJIgJpxIf+yqxwDRe6OFAWtvW2v060v8R/ybT1zLtv+wMRWvy3vwISKX8tep8CE9gmOemJRTdKEYzupCLr/1Vwgmo6mwU1yD/9dQmCA+xgCDt0wSbhaYQY/OCcVChCELawhCk8IQdfOMMM1lBtIZJhDnGEww0y0Ic0CuDeEqghg1iMJBqh2MW+EwQDGIAJgPDEpFiilI0FZWntAoGp+OACDxTlIPwgwCm81YFMZAJVnmJJQVqABURIohOZyJYcaWUqKWwqDmIQQRlIsDSNjKpUplCUKHBQA0m8cVlIiMIRzgiHZV1kJA+hyLVoNcidEaoDuchFJ3T1gc7UIFuSKBiglEiQS5kqX/yYAQJgJQUplOoCExAFvzLRxVGowQZYMMWtRuCCOFhsBot8oyTG1RGITeRqlfLISZiJkSwihP+KkaJUNCWVkJt1BCXHjJQStYmzrUlkmyWxichokpNsmkSa5cQIpcDpTXUuc5pr3NlLHBKyjozzJjiZWEYywjVKOSUoVfPTo3xiMpxh0U87kQoA+/ej/B3pTV+hyj4UJxvbxYN8VBmHcsonxAiyTUdLCgt3lAccMXBHDKujyn+sYot+iAKjuiDpf2znFzHcwyo1LZMuNKEcu8RDF4AhX1W409Jx2CIeLtWEJoCD0ZViox+r28Mu6gIg8oliD6LYh0vrIpXFKUcT8fjcUmOhiXHE43JVSRCAxCAKuwDRhnRioJ56agvgLHUPuojFXmOxD6oslTrdsWtZl3o7G4bFpUP/fR8JDSjAIprtsQt0LAolGFnLRpaCRNxgZicrwpAutrMRFWLe0uam+zkwTg1FrZpAC1Eymcihr1VtbFO7pdUC0ba0ZS1sXVtbyErQt401bWs9GtzSyja3vd3tEFkYXB3+UH8F3EtCqxmzpmVkJg8QQR96AAiljMxo1XwYtRTCr0500QN7UGKgvFWqU5UAFUM7hScwmaxO3PeMnUhWrfQrgQnoAw1BkIIDSgAINRiiUMlKVABEsQBQZoKYfTxlrcjTKTXwY2NFE1WzeJkqfsSAAm1gWLIcSQIx8MNcyUrXfMGoFFrqSowUqIIUagVhF3yAAPM6rxf3cK1dmkKUBX4B/yNAcAQ4IiJfF7aI0lCGkWmB7WJRDltJggZN+cIMUhLD8kpOtuWn/Uy+LMvyy8A8sp/lzGZCO1qas4w0655MzNUsGUyYVucrT81jeH7mQJ9C0PGGDZLGHFvGyNsrp4CxbB7lIBGfC8MAogetYo3umKbEXM5WuoPvCVNg1fPDn6JITDx1bmDD2lAFKs5JZ2Mo/mZ4wdZ2FIA9Mq6Lktvow16Wt6GttXRxa+vY+vqAjQ22XBuIpuVS9tfGvvWiM/RQD7qwuTx8dLRX7aUg1smE0rY2tZ197Y96G4XgpiG3sb3DavON3N9Od7jXPW7OQvd6u6a1spNd7r/w02J/9kiTF//iiVNISyVQVohT9uyu+9pSDXReyAwocIQ48mFgb0wWeUyAAFq9F+Ci+lYucpWBD/wgCLTqV7LOWPJYlsuQ2SqYJyjZMH3hhGqUuhbJ7QtHOHC8VqhaSSGz1a9DmgqVJdDirOLliRiAYGC3UpSqzItwNSChBg4/Vxztywcp5KKWvmQaQVl1MSVuU2ThjXlAceIUbrbznPyEJ8fQXsWP8POc41RZSzBy9nGmHZtuh7k1tWm0d/q9JQNnGrvoyRB8qr3sVdzJGnmixKZUjM9I4adCqEj2J+97ocBWdAYrm+sPcRqu80Y2neB92i0tV66pP7adxNR6vhFQpKhv/ZkWCHv/K52Q2Asi4a2Jbe4YijaEw958sRlb7N82+6Odx/Xy3S3sWsee18yGrvOrHf3ZKrfXwkXu8XU0a82uXvvehxP4jyv+26qt/OR3rPl1m/30u3/96v9+9kHLem0D//6mZ7ReqDteK3ONaUThYMIs7IBiykDCvP5lDwqCW2YgBDLpvvRLWDJBCjKgB0BAEsKlYDzFa0Qg5CDMAeIA5ETuVuyLViqMkB4swkThFJDgVXwultSAKLhpm64lF0wFV57lkDIFVQABHkDGwbJFAm8FEWgMVVDhUiBMURBiBrzAvRChYEDF4OBACrzo395BYfaLYfolUyBswExMZ/guDM3pKaDM/2KGYsrgrMrIiWg8hsukJmnM7GjYsMr8rg2bQg5jBs1YJovWLM6AxsvCjGYEMQ5jBiYIz87MLGoW8U8ObWyuRvL0TZnuiSUIymsqZRIfZikS7bOkb/jo7dxCj4I0T/nAz/4gSPdYCEWoB9N+KBWvD/1Yi/TQTUqWTaQCq9VW8fRyDbZ0kRXxT6Kerf6YT/90jfuEKxRhsRSBkfqa8f0ei7S2z7MoDf+KaBk5L/9a8fnU7d26rd1u6BtXqBvLTdzAcRy5cRvZ7RzVMR2bD7LIMRyhbR3dsd5uT9460fNEz9lG5Igc7+wkhd9IQmkUz2L+pBERwl24iMfwbeEaTgj3K/9TOu4BaaUCPwDgCMLBLs6/AkxTMhARdilTKixUHEwScmEF4YEAkvCMNuUGFC7OfOziIrBfXOkCngAVBEIAzUWO7stUdgmNSiAlMUVbPCHGgmCTNgXH3oGWEC4jCCAGFonGfM5WOCkDboAUVqXMCC3DpEnORMYgYy4n1kmcyJCd9q4sIQnvkKks1S7tbGLujskhqoiaVCYk7q6fNKzuaMImTGYs6cwvZeKddIIS/2mfJk+ffgKgHFFjBo0lmOIrL0ZlMg8U6/GBkI+4EOgV73EfgQQf420WQc1vFAj3jM31bPEd8yIXt5H2NDOGcDHTcku0erHT4rE19dEZP9HeHM3/GjWz+CazN4kROKGvGU8ziK6xNhnL+pjRtXgTpORv/OBv/mIxOqNxOn1z3tgP+6TzObXz/KhzO72zO62z+5wzPJUT+ZxLNkMz+YSRFCkzLPgkUjJObAAy8UqmT9Bwa6iFX97IBW4JJvAh4cqI5EruVjjJCZzgCDYpjdyOADAAUYYlAxLABHagAxDlVhIlDW4Aw9gIlMJlWdRADeirWWZlWN7Au3plUjxBDV6gWTZJkzoB6xDBAByABEBU7VJQjkrOVmZFEnSOX3p0WwRiAbAgA/NFXfazlz4ARP+NBSfUWWZFCuwgA0JBXbySnczOmbzuDNeLMBUxz+wzD63MzHim/5/u0J3cLCjUcA6/rBDNtGb+kBCtK2ICcUzltGX+kj7f0GdmZmbCcOyEYtAWsykOUDBBoig4QuDyU+0QrR1HDzeJa9w4U9uOC9Ni04NSsfeEc67WLTOPEd3cg/5ozzSPMRpfCFJlU1Nj7zJtkzSDUxmp8VWjLxmZc1Rp9TaFbzwvyzvpz9Jg9VU3c/o8ER2Jkx6DVYfKURwbNVmJ1RyVVR6d9fdo81iltYeoddrmsVmZdVkts1g/Md5IlT21j/he5Ih+ImMOzfEuZgwJ7bsixfKMAh4IQhZOIeHGy988xiGOolf+7QEYAhXUYADf0N/wQSMSDh+0yt8eRnEClh9Iwf9yKIIolGIp3PAUxEDyAmUgNKLHBo4hBMITPhbOAJIoCXBk3+FglqJRxIAAwOhgWlZlKW8pSCLhIKYiWGxswEjM3HAgJuYoaHCJuNKg/rRQ3Ynu1o7u4vKbzPLv0lIm9C7vknYvBRIu37BoAc8NnzYw8Q5PEVGdDi8sD3DgGk/QAI7sFrNnk8KbxAug+MwjJHNVjbNXd287NxUfp3EWUdH0XI9CEAjSaqRUJfXcMFPT5G24WPM4swRVExc2VZFbPVHVbrVxgTUbmQ1cazUfLddVibEb0696bHVWVzVuHzVWcbM6zZNvubP9UDc7wTN1WXd1xfM8ybN1Yfd0Xbe4ZPf/dU23OaHzO2l3d/PPbzIVG39Td+uW/8CousJL4VCUJ14GI/Q1DS0Cw/iBehFNKGBCayRlesdrE9+BBRuTYoiSeuVTIMYrY05BXdzwKP4NeWviPytRUtTF/yYCnK5QjQzqaXHmIjp2VfrXexmwbcNoaNYWm6qXK3sFUpwsygIlmaTMzPq0zODQTtGUDvmwggdxTs/MD9nugtt0DfnyDu1wDVWGgkk4JiZ239JpEafmMSHvYv0kizrm6/IJY+y10PwJDTlRN9vTeKG1hz6zMpcT1PL2UnnxWom4LzqVMj3TFE2rN4U4VQ+r9PBWNH3XWE0tc2+zeGH1c/fPiiEXV39X/1dbtYvFlRnX84rtdnIRl3jXBlmfVVvhOHLlOI23DVu3tY5p0Yer9Y7pOFyPOI6jtY8FeY8BuR6/1Yzfdo4d14gIIt8IzYZ3tiUugoFVIub68GM5AkRVBXmvEECnd+4SQiDGyCgIgHqrKVDUYA848Jg+NiPiUiIAVhQ+ggASLiNk0GSVcov4C+h28kPnV1roNatWBmHgdygaxRMQhiBmAgBtOWAPYiZOTBSW1Jhs2ShGlh/S1w9jYiOChi1rgin6BJzwCWk5GC3lcu/+kSztKS9TYi+dViyrti3jGWL6ZC3hTmrHWWtT2GnY7vACrUsx8TDHdiX2TF/11aAusoUh8f8kygZTjVGNl41SdwtuQ/f4KnVxbTFX7U9V70dvfY2juS33ijEUa1dxFxeJfW9cPyuM8/hwP3fSNvePzTOLa9oXtZhbZbqNafqLq8/5vrhwR9ekt3ikiRpxjXo1FXmoSfo6cfd2ebc8mXqjbRe4nLqqoXp2kfo1QVqMGRmmK3eRpwuMviZtr7ZMVwIOUZnPpkySUhgmhsIwsYlr9jchtDkn/Al7lZZpBlrQPGHCMgHr8uuMPhTuwrYn8FeBcaLFrBQqfCJi3LcxIcZ6D6+d6Cy8mhZ6G/gM2SnPVnhN4xQsJbjNRvjOPBhO89CPwlTOJLgPRVtPPxi09bSf962c95T/hf/UoK+GlPyMBieGIGxCIK0mUbO3XI0Ci9HYVwu5V3c4kZs4eO3xV/WYiWWaouuNiXn1NZHzUV3NiKNbU6ladCUrOIVPq5cxGSdaqsFYvdVz+XY1G5PzjId3ptsTj+fbja3VjpVbjwN5Wge5v/X7vv2bjwFcG/l7wA3ckF26wMP6wBk8wb01wCEarDE3dPkRgAHOawC4k2/CfDncINdsPvHXz5psWsawfQVqUgbiUOdsfikmmG1Y8qD57c6WnMTGT8vSALlpZmB54LjFTyEmodt6X8d5bIKZT6yGZeTwnhzzZ7FUMN/5ntOpaFd7DrEpn5V2yvmyyuFO795ZncEZ/507gi67KZsmpU/U+bvmSc27VjDB9p+MaZy0huwcJfK8Uj7/dLcr0W8l/KXXJDlZsYeDmHCH+BR56ESUhIrf5KMbLaR1+qi7W9ALV25Hlb0dXNA3a73HeKcZGVwll8JtGrM8V7c6t9M9PVwdqMLdkzmDWtST+nJjF6tzN72XWql/F7ynuqcfvdbV89ZhXXWf+tevOtibOtaBvaQBVxrpG7m9uETgE63Da6xfIs/zDc8I8+36jNAUz8UXz1y97q4fG3y/i/IMtbipq3nfmii5pmaft7GzZicSGK1dYq8F7cKp65E/wms2HLG1HVIo+cjZdYG1ss4Z+M20LILJLGViW/9mgiaL1JBMVfvLHr6zMdi1ATFk2NRODZCfE3HioeagWhhQXzgSA7o+yd1ee3s+UdmhmXvWHXzTh9GnmZ1XnxuRL5qrZ4tZH7qyrvu9d6jl91uFpjhyR3HX7XsXNXc4W17msXvCHa2lM/38kF7R7w++rTOmjR52CRnB83vrgV7BdbHrIzzsF/zroxjrzf7ls/vs1T7tnXjt3b7t2Zjlxf6QI3zpm/6rX/3eLpyskbcgEW9dBrOgO9gusaagLbtqyDouEdorx1Ap2jrjDM/ZBfWIpmhd9PAj0j3MuInHk5zN/sQv+xSFm5YBLwJmHrFctbxn/Sw/VwbwvbLy7Bnx5K7/xsk8iZaMntsuyqm8nqVc8kmfg9d5y30fnaj292u/nd4ylAmPa4dfn1Bea4ib8RTvXQ/a8K3JMa1MoN7aqFeaf6re0Zd90Du60BkKios4pWf10nyP1lE60l9r0qleUnHe1FlavS2r7K/+bt9+/EE9cwEiXr+BAgv2M4jwoMKEDAcufOhQIcGHCSNavIixYUOMDjVC5NiRokiPIEN6FCgx5cWTI0NO5MhyY0qUGVuSnAkypsiXKi3qrIgTps2WPGmuHCqTplGfSHcGrfnz6dKIUQ0WzdkUqFKsVV32pJr149aSYK06nUq2rNO0R7uaZYvxnad37/Dxe3fq3V18cvnq/5ULeK4nfHkFByaMF+9duowND87LN69kvZPz1qWbl98pzZcxJz4FD3Lfu4Xpct6MeTFgxpJDL+bseTLj1Yzv3p17yq9pu5cX57asWTfrv7j70p27ezhyvPjmqp7927Zev6UNly6MGHfzwIcr34WXerNk6YrFK/5bPjRe8Pwiaz5NXjz8d+DLz/ftejx6+a33v9fv23/n1QeaeagR2B5sClqGIH/s/WUbb9Ldth2Fzv3122edCYcdaYBVxhxdfJHmyVpwhSUTWW+dqJZZaLUVllAlafURWC3WmBZQN060olc8NvWVWCxe9eNUOsmIE1opmjTUUT8y5daQT0rJVpQ6Qv+JIpAz5phljzBa2WWYRwZJ5ZZCjbVllEPepGKTZTK5ZJVwkinnVVeyiGacJ+ZpIp5e6QkXn3fu+WefhNqJo5+IehlooYM2uiidXEb6Yp1JJnropWz66GiWaXr6ZpFdXlach8tpN1tvjOnmV3z/tZcqZRPyZhqE8onYGGDs0UrZcL61WhdqpfHlHK+92nUgcashG5xszBpY3nm25SbrrSGit5p5gtG6Ga/Ybauad9j6xduItZ07m3ATBnuebr6dNxus+rkb22LAModavOzmey5i/NaK73Pcwiviu6ClSiDBAOuXWK8Oq/fvZSBOrCF0qUom4XS3cXehZ7DSB6GyuN3/9qWWZY4ppqRbbSonjXoqKWSlorJsqJFnScpVTyvH+JRajdLIk6hn4owlmlOeDOrMKTNKJaChzumyoX7S/HTVoe4M5k1LYo3p1DwP7fSNXXEZFZ1q9lw0z0anPebaYmvpNtRwc/o2S0RCBWrcStuNdt1u6p3y3SW3TbfcfAN+NuAlC010zo+2HPjTtHmoGnK8bVucY9sV1y2uiWE+HIiPJSacYxZ7B1y+eYGnXb7lLjsZqrBV7Fdxdc26HK7k7dfw7J0NRmFpdNW3qsf+AvYxdO9ljLHp133Y17fdaYhagOIR9h1m+Q0Y3n3d94ff9dVrL7502BvoKvrTrYc+twKO/39+s64eyxmyC78acoL588b6aIdJR7FUUadCn/vM8dIllxIx7VNjg9SbtEa2r9nIcXNykuHW1LWoYcVvcXIR0iJ1QaYJCm9eKhtTjgYmKS3waVkz29KIMimwJY2BL2xhChtntUp5kIImxGDY9obDNlHtZ12zFNdk1iZKPbBTKzSTpoJowSMuUYkffCISnSjFKmaxaUyE4gmtOEUwajGEQYIZEId4RhherYaNQUx7sHOchtErVqmSF/7sxRr96fFc+alf8YCXv4KJZi7gAY5/GIa8v0goddIxjLlOUzH+nOZ869EYI83jmVoR63Obw1DIlNOX3GkoYwhUTX149Rx9Rf/IYKox12cExkqEYQZ7wklYxGKpr1fKUpf08lcqcQksXxbvV6hBjMMW1K7Q4cuAAaROZzS0Lgv9z1fnwh135MJBqRHqSDfcoJt8CEYzpu1oJPym3Cz4Ny+uRYqHK9wVz4m2xz1OhkErIuRQVkM1slCbVSPcPO+pT6sJVIVktCE8qbjEBsqwifmMoEKzmZTCpTGi9YTozSpa0Iu6sIGIC5Pg2DY3jE5Uozr0aN8yCrSN5k2ikesoR1m6OI0S9Ic0fGiojOPJygHLOocx3ehSmSHDeGhi27GMvkwXG39txzRGzQz1VGMqZ4LoWNfaJMaiia3ZPGh4sWHqM9tzocyp6mL/nqyOsZj6nulwLpTQE+vzQEex6kVme/Djj7SC9b70eS9+AHJPge6anvGUiz/YO+Re7To++wAoNcdMXXLkI6GMYbWRiRQqbzKUoeKBspBFPZ5</text:p>
      <text:p text:style-name="Standard">lWOUJBXLxbAOtqZB4aDKRVrBmIH3njspJTnTOsFBh5JoEJ7izwZWTZrm16D+HVlrfmlO4PYxha1MrxHwa9KXBdSKMRNrNmfKTb2tEIxFdWxOEElS7GOSuosTIRe9maovbBW95ydtd86YXvd9l73gPut6MylaJ1N0tckfLxjg6NTenupYiBei5XonnQc+h1mRrg1hy5WqP1iPOZbO3F/PwqlizWh3yrKUx6ikVrgV0/+q0RgStWXJVv9PMjfksNpjikMuofyGeVgtWG7+cMsYQViQiNXljG8MrmIh0ZY95V0x0Reer9apjkckVYYWB7DMu1rHqQAxlAYeLelTGGMYs1pnJYDXF3NlLYqAKocuxFZsmRdpyh5vdgHoNiPO9GRKLq7T5QhC7RGFnSNUJz7XJ056w1RmfUbupMzP0ungm9JwLjdLmKjqJylWbiWyb0DLb16GSXuhsE8dSTKtW0yo1oUtXummTftrTmRZ1qZnbaUeHGtUlZTWg06namKZUur99NT6rNjk35spc2tGcT/tFZUByTqlwfPHGttVVLeOKWg17qojEui9dNhvFx1vlJ//V9V9IGpjF7Kle7GIssbJ2EpA0vhVPzerW6LUVekRNLGLTBzG9LpZ982nQabaKWHzn9ZDxXt+7DaufBvU7wtPyKv1SI9mQ7WrL/hPqdIgK4AJGNYCpCi1+bbrobEI3cjiLmjjZvM1UMw5JI2V0bRPNqBHqVrcvY5J9rQtcRRvU0i1ML8r/zPJGC/q0GU/zc78S3YtnEM205mfI6Yxb+LZX6e+Nc3jVu3Snn5fpDnRv1aluRKzH0OpZl3p8vR7125bx5m+utNCzRipdF9t2TRZO8cqn8ExyFauBrVjFEx5vb0+LwIzVZCKzF0dpkjtkceXY8ZZD4EvK0cNpLw3lspr/ZXbTUcb/zeX6sAXL/U25c4yxZZMN1mTPG1mYurHlL4usL9ILWcmg9xwuV6+64THIsd1qd5WZ6TnRRNvax+YO8TIDrD1yGTmihbPXdk7TJ1YX5BN87QqN3/KXu5zSFan5SQn90T0PerVLSf5xt6ZzRK9c5itFes693/M1jvTMXu+tmTneZ9Ma//z3NfWqQZ1qwt2f1PtXdf7v3Gr4F4D893/t1H/6V4CwloAQdIAAeHTcF2m1RnNih2vL4SHEY4HZwTE9lW23J02F9xzWxGXJBm5y11QB02G0gTrhFivPA3yzIjC1Ej4V40e2YjCT4zHL9Gt7MSEDhliKJT/jIYR8/4V7judv+2Zv0eE+f5UsigVY/2ZHcEdwUohXBqJvcJeElRQ+97Yf3WZwClJNGTZZCedwDjdUdud2pVFIkndlf1QiRXdr6UdGFRV0NDRynAJz49RnP9R9REd+9DVcKgdS9FdC0yd9EoglizZzhwh/mfJCZxd+yAdTPReAQVOHcDh2eUh9OLeJX6dmVwd2TfeJXTeKW6d1jMZ1phiKoFiKqHiKWPSK3pSKrriKpBiH4kRajIh+8rc0ubJfgEEsuqZZAfZKhqRHuieDIJMgrVEZxlRxLVYt9iErzHJtXvYxgGRKyLM5FQIsa0gxw2dAYPYdisdshHR5pZIYW6VgypRZbv+XjJplL2DmSt34Sc6mO6h3Lzn2eiOmj0cGe3gEZKfHZK6Hep1XkPxYSb3jWMhCSXFFbFRGVqcjWWIGOl7mVLuxLkhVfBS4iZLIUO4HiR20hx0ndtE3gbFFiA11fUSUfUWEiIzTh7v4UJIoULsITgT4fvMnh/1EdioJfrEGUBj3WrwYhymJRgQ4gP6XlAi4lA44gQy4gDA0akppa1J5agJYlRQVlVrZlAa4lST1gDAZgZyoi35Yga2ia5tUK9WxgRdSORA5bsskG0vGe2w1GF3VGa0kGk3lS0IIL7HjjNMGSspWY8lTbtGSWbOzSOE2LJQBYgXkUwnXe9tiZa/il+X/I4TaVkAL9z1PuG9T6D11J1eiqT9O2C3WU2/fU1hZ6G6aMXBVGJreFmVgWCt8d2DZM3yXsx0PYmWkQ0dGiB0UpxsWh4maSH5QuX5Ghzd3WE/GyZwQyIfHtZNSwXGC+DZGmWZNVJTJpYgqiZ06WSeXaGiRGH5AmX6VKBHieXyYUl85qZxBCUUjtH1RFItIMouwWIuq2Ir4uZ+yWJ/Z+Z/0mZ+02J/2GaBfdJ/+WXJflHRC2ZM8iXy+6En95VTCwSrMZI2LlEqPZIOFx2JtNC3/ET+yQhl8BzA5dXm9J3i0wjy3pzlGJY70Ay0bszv9daIWGjoHBI/XZnnWiC4GeWIT/+Nlj5WQ/cIwaPlK2MZL4PZj8sJ6+9JKAVlHkVGkC0MwPlZYIYJMUoZZRahhH+pMpyOGIrONU/Yx0rErmoNNDpqV5GmK5vd96zSSZXeLrMWLKElcLTWJERRPLkmWYqlxHalPNJlD7+me4PmAiDqd8eWR6XQlcPqdRldr1keU9WdRH5WnfPKUVtmAXtmVCvipUBmqnPqVKTWqXNmmppqqPHeqYLmpqIp9MnWTfxqn7RlcwOhJGIiW6NZlypiCn8WWa4WMt+mDw+F2BTYcyQYx6kEfK/h27uiC/BNmUYpWzEiDLJZkSYUcB8M+9CZJyYKm3/pUhIWZiElXEhdIRNiExf/amurDmqUJhbC5WOfzmt7qmUwIeP/2rv7RWF71OjAYd8K3gWDlP2foLC3oPy5od7NBnLPqnMHFEPugC5rQD2JgELFQsXtwELn4XoXoN+tJT2bpZzapfuFUfyAZitBniG0KTt1JqbVqdg47W+vZqDMHqaWFni8bkowIoQWaXN4nn4gWtDc7tCc3oPxJsrTlswK6tAh6oEl3tAratFA7tUqbtHdTp/TJpo24szZEKulYQCSWSm9Hg9WUWNjWbe/zkMN6Yf+Rd2lLjYCHLRmoU2XIVlB1WS56TQaJkY2lHmFFSiBzkZD3TNE2l+oiraX0o9moSlIllwLZjwOZS/pIpbf/dJBSOrlPioJzdKQ4lkyeW0ypM5uXeXsUV7iCeVVx52uXN7hb1klrOrOryn4goQm6AA8qgAYooLtlUAKlIAaHCiQw40F0el8meZJ8VrPUuXxWEZMiF5Yju7TFRag9O58yq6jwaauLSr3k2U6PWqgcq4eVmr0wm4fcdJVIKbvKW5aq+qquur6smr6a+r47VKrw277sO7/qG6nyu79KS2mAurPAe70VeC4XuVR5C45uqSz8dS3fRpmCyaEwCC1u10ueQaXJNh8NqRjQ+ptF9WXTWnnyipikExwI21Xo+FZtGUgh+oOZiT6XmXfNoo2FqZruRldXKD9dqD5T2G8CF3A1/xwhponD8xavilVYBNevx1RNE+m6qytNAASRv6mNwSmXONqwNGuox7kTYmACGKC7X7y7PQAIyTlGPdK8L6lNHoe80rmTRbudK5uyJQnH7xtyLvuI+fvGiRq72Mu95am9PpeI3lmcPLtPD7upjEqrVHu11InGipzFTLvIRTtGUWuglAyglgzJj+y0mLzJVYu1xQugWwu+g7xcbfSLFHp5ubdM90Ki+rOOLHyuXQqjIAM6POWWehe4axijvMo6ZRqGhedw95iMC+K2JHpK7/IxM7YhVYYYOLouheujt/OjrlS6O7YwWcq3nbsf2CzN0sakn+tv4LyPAxMxBMLN5Ay5f/8pe18YHR6Ke+64Kh+aIXWZwN6CeYGkkTHbvzp7EQQgAl/cByFwByHgxShQBiSgBhQ7ntQlvHMsXOPXfNKHpz3passrpyJEq7NmqSxL0SKLxXY8ytbr0X/ctX08vDhys5n6s3ycx8mZfGPTqvjbv5j6oCvJaTFtv3jsv+Sb0zNt0/ZXv/SL00Idvztth7KKxUR7x3KIUxfYRmv5IWmVePDBbKLDHZ8VKwxmKwtLR7ZkrOPqVeLTzRFJVqNjYXtEPH1J1UrlMKpMpWL1RutmOgDLwmrrwkGImFTNGRQWSPuKmn1lmvJ2r7H5mZ15muRzWIVtr+tKV/PDrCUM2UAKjWj/KjIcCLgKDHHD2CGc1IxGNZxvKNIpXcgtYQsxQAEHrbFiIAYE8AO6GwA3MMA/pyNnnNF+etL/RNvVW7J2Nr4MynQqO9F5CjkgzbUuzZFJfdwrnbw7R9JtNiX8zMf0t72NTMiQOMmezMiJbLWa7MjU/cnend26vd3gLclPl6CVjN3lPXULGtGAaF0hjdyCJqFreJcfgkokWIJptUex0kctjHvCt408BWF6B41xNCI7xUl2y2Vg5o3BFjLuEnx+eytpBTBUCmZSLMvTRi9BPEz5DWxi2tkbHC+Va5j7uGT9kXoono9VCmRpHc6Wi4J5CaWjl2PmHHtJTNVe2qURdzEc/wK21raDznSmvjqZxKLPHa2eIWELqIAKtuAQYuAJMZC7qK3HLIOLJFmng0K8GlTUFT2WG6F9XqTRvV2pKk3mH63F8F3lI93coW3S6iXaxi0zk7rUXd44l3jTRU3Tcm7UNT2VTKnnP+3lPv3nTqnTe66nnQqqz6vRyC3Ayd1cODi4ljNxRM5WwuOirzt5fQ1kgllKIHLBT+VX0fKjy3a6Crsu+FaMOS4bJUzWo+NwVJybNLxK3+pZlpnX1ipJTFyP+hoey6rD8LGE9ZpvALeahm0+xf7Xd8VXR/zrROyFD2NItbnCZBqZYVWwtxdgbz2ht+d2V7zmbX4k+6AUGBsL/v+su2KMsWc+p+nJxrEqa62Y2+LniUmu3HTstO+k5tq90Hs8vV++x4K63IIs7jnD5+L922x+7wgfp6Ot1OLFipHcRQ8PdaIo8RBvi9w93vwe3kI78Uab3h+v5aEc8MXt5vJdFyhMG+gY1v6FY1rtYn7lmi18eKprl7Qx1c1aY63bRr3Wq5rjowarIZy5Kng7jtUq1dOuG8B3ooxZzXT0zER2osQDVDoujcIcuSj+j1Jf4/hopTDepJdreh0uuVuvkI8pYBDz9Kd76mTlVHy3g9Q0zNZ+HEc+8Gi8D+QuBvcQEejOu1eg0OI7dPku+A3tsa8W3G9O1BY9f2g85gov0Uj/jt0QDbF1/uiG3OYLr/hw/r0xS+f2TvA6bcZAPdT6y9OLf+iCjpX329Onb/oqjeh5zvqoT+jnS5Wx2ujhXtLsHumI92W1AyzFRlkPbLCedQqnoAaFpAZ0ZOl6STsI1K1zeYK0Jz9K+kzMtvT2/YJELqQvfK2xonaGZyoJXu2cOfMzj6H5puv3dtgw/3bvM8TcY8TtyoVROHAyT8Tov66Kza75yv8Awe+UwHcD8fF7h2/gO4H4GJ569zAhwogILTI8+A7eO0/4PHEE+VEkx4wdP/LLCFFlQYcRE7qE2BHhKY8sVSqM2DKiJ0/9fP4EGhRovH5EjQpFmlTp0qBHnRaF/0oU6tR+YuIREIGiTI8rsXw+PcpUKNifYb82jUpV7FmzY9OyTStVqVy4T9feZSpXb1y+ZPEmtYuWbOChZdXO7Zu4rVu6f9cOVswXcGTIkB0jrUz5suHMnTV7Bn1482i0k/eGJjw6dV3JpFmv3pzZNevYhl+T3ntbte3Eu8/qrv27d3Cqfomffnucc/LLuYc3520cunDpjp17dpv9c2vT2xvvRu29r8uPEFHGJF9QY8SBN13qJMgQ40WBagic8tQ+JMny6lUKvGgjhEYaiSL5EIJnIQAPpAmjitQTCScCS9qPooxm8k89h+h76cENGZyovQQpMignl9QzcCOYMlypxf8TT0RQvhczerDG9dhjkUUAF9JJxf9a2tCh/96TkaaFTvSxIITgw/FIl1DyT8UnhVTyxSRPkbLGIZn0b8kpu8RRooc2/M/IHCF60USddEJzRYgEnG+/CA00LycOBwzJoZ7Cw0y88KoT67uiNOnnBQq0usEe4frEbrLl4GJUM8aY4627wBab9M/tqJtNU0xhW+pSwZ4Dj1JPI5ttOUxTVdVPVjVlNVbcXD1V1NQEhe7UUXHd1dVAaRUtUlgzlbQ4xPg01tJNkxV2WeeIbfTZXqOtdNpipS0MWWxbpXZRa2VjFtprq81WPE7vsjVc60j9q1ZZLyPpwToT+mgiFF3aqL3/HSu6ycWX+CFADYug7PBBOFtyEaI1myRoJfYQxkki/WR8suAwiaSpvzrp06/fHRVqmCUxdQJpJzkxQg+9AOPkcER9ExbIZSXLnLnKOw9Mc+aGLRJyXwXZ8/migmT+WechSSQ6RqNtZi9pGl9memksHYS6aIPia0hMA3nmkMCTvUZpTvkSNrFs9PIFKWGSd+op12DfDXVZvsToxxYTMEAhgA/o5nZd475rDNRj327NMsTKFRxuZnXtlFJzS3O8WWRHVfy2yb8Fltd2M5/VXc+BrXzd7iyXu3PRwHUNddMBrS1xR411PW5OYz8c9sjRjY470W1fFffZb38sd9pfR673/+B/N/5X5AlXnnfm8xIeVcgLI91wZRtNnXNPycMJw3rTljhBG/kN8s72DHUgAEA6ArnqLheC8yKwM/pQQAV/xpr7mGpCzyT5/D9Jxc5jkxehRGgVq8iF0LQjrKFpYff6EE7MpDaHle1C8lmbhby0QRZJ0CYxE1EBGSZCMDFJggbSUpVglBCVZOlpKmwJiYZGwi3h62FOsheY3iPDIy2wQQ0cGgU7BKQ0LaxNTTrQBSNUIIQ5KIny489OfIU47ZXuV4KKhxhigAathEIUtwsN9Ap3Oiuy63mGS14Vu/W8K4JuUpszS+Ck17jFfG54wbuj24aVvcuFzo99s+O4bvUqzv9Fqo17HBwir/c4yQ1nW9VzJLkAKb1HurGSw7rkFDOpLUlC8m+dtCQoMSlKTZKSk96KWxyToznosQ53jPvjUuI1NhrNkoMm299H9HQmE3lCBCA4wgVKoAb1FPCCbiJgg0zUopA50JkaapiUUEixEymzmuDb2EOI9r6d+Ss+FaPJgCDyS0QAgQQr6c/NVsYxBraofUGj2cQMiLN55sxoICvSx+AHtI5d5J1GUhqW2oNPEgUtnwPd5z1/9s+oCXRnB32ojyzyQx/mkJ7/+1oUwRbFGE2wmDlTGYR4aTGetC6WqSzWcgi1B0OhAAUlSIAmCNUqOJqxWmkklrJIJ7tJnvT/XIWkI3PCCDmcqvGNlfvcIt2VqqWaNJBPnaNPX3fUpvJRqFEtlSv9ZtOt5vE6utvc8ljJ0+KxsXZlHetZ++Yb56WVeGtVDnCm09ZZibWudGUrWsEaLL2qTlx+dapRQZOeOu0Pl+D7HsFUeNF2PkAEQZCCAUoACH60M0P+ix/OCoSzB03UsyC6UT8RCkIoiu1DGDqinXAGJA0yiEzim5qGCmIDEPDBnDiE7Zk86J40xWiaFt2a/nj5MtKWjUT45NKQdjhCE/Fwms4VoQSzVKTFfuiD0VUuAgFasCX9SGRAlFjDPGhPi5XtYdfMJs+8JhOY1DJ+FIoQR6YoWEbiUS1E/9EEAX7g0hKUQgxW4WsZGwmpScKGdaxE4xnp+0lUdnW+2nmlugBrOiomlZB5dHAfA4s9qSJ1wY+rjltb6cY+HfLBShUw5jjcSFE12JNjdHEoYzzKGZeyxqckHI1zbOMd45hXOv4xj4PsY7ykq5ImLiqKV9xhoJQMZU6sl3tz0p8A7s+dL4LIAxgRhCNEYphESiKWR0olj02wiUgMrw07NM0KsiltOLGfy5rJ0I5994gFHdM7fgmH2+7HYPLJ7DpFhFBudgy2hxbgeuppXpgYtKD9xGDVAupoFhrURy4jKD8f+uhNa3q73fUZnBQqtPvxKyLik9EFB1QTk7A6TxPCE/97UZuhIa6IvSnLEZhLOlcmvxhXUhHDHghAgT7krRSiiMc+aFrklFLvUcw2npGB5y3rxfKritzwVIbq7KIG8tmKs/BfgWpVbEcYqufea697XOBmZ/UtE87wtKHN1Zpqlahwnate84rv3ek7rvQWI17/be+A+zvf/A6rwA8u136zG4slJjGLsZptdA/mJR0prJOpLFItWfeJg+aHGkTuWC4Lcz3lkVCF4iSgmnCNYuzUyD6zhrQyRVNB8AVJcDFkT9+SENBag3QxabLnPr+kzmQjW844ZN7gygubOiKuvkgGpewG6bprZmGVTFj1SC82hTxS7QmnnnUnWZfr0G0ucyv/GnPyHb1ga2M0mFN7k3VmlE4YfCJGvCZfPlV84igNi1RgcKi87U3b4r6jX+pYxgOPOF2A//BXyX3iyVP779mrcBVjRfDJa1iPKVZ35yMfyUEyddzu9ryK2y3xJSP+8DcGsSljD/uhbnL266697HNPe2fpvve8X+OQby/83ZuVNjCm+OooH/p+OBlDBupIAm2E8ZOL1EwgRYgaSB7MLy99iEhHIjP7tSI0P3R8FHMREVmisf+xmn+XJYmVP5o1e+EzX/z4pSRuu6B//dzl85woOYOZl2mfmfE4AKQYkiEZSaOapIGoo/G0hqI0qZk0SKM6fSI1B+Q0CKQzf4IfNEG1//zpLFdbLxLUqPY7iZTIEQV8mCp7ujYjj7ZhvnjTKmUrihfYrzLoLzGYqXKpN4D7Nvsivp6qnZ3yqWtbPho8MeRAskJKsuTbNtUrNyVsPSEcPb+bQdnzNSC0wtSbN87rQnkzt3QjKzJsHoNrOIZLODRcQ4RjNrvaNzV8Q4VLQy58Kzn0HTpswxeDsOiJQtcDwyb0O4s7rAGKPsRaP3D6EgZpp2lSA0ZoA0SQgC+Dv81SJ5Zxovi5nwBZoJ4pE9j6v5NJEVqyp8zCus6Sp6AzLNris3OKQI8Cv9TqP5brLTVDrN0ymkYsO+rCIV6cpiv5xSaZritRkZYARhqqLl+kIf/k+pLs6rgeMjWgM0BZPBG4cwi4m7t7yawlyrn2GsWu8bM9uUKj+kKqEANPgIH9eqlSIJRBqkJAzLzGMzDHWyUFG8TcEb0/ND1pgTdZQbfNM8OgmsIffMcspMJxREMRgzwvJEjQc7jLi0eH3EKpGMLgS6Tfwz2MrMhxAT6OzEiLVLJI6khwsb3i20iS9D2QtMLjU0jMQb36MsjmO8QBgr6Ksa73WzVcm5FGGxpPcCxg8jI1CKe3axIJMkp3wjUHEhkCSrNTMyayUcCkxLmRcCeqjL9q/KZ8WpFfygRzEgVZvMSWeQjLEj8QqhknkaafKy8WdKgWekAleRoN9ERQDC3/s7QaSmsfRNtAm/HEaHrLhBo0CZTGPCOYWDvB9foa+LogtckZCVFB9jOThdm1mAxDwaFIJOCil0qAVqAbviGwMQzEGNOpZjHCqYJIuEFChgTNcWNCeoQqD6sqKUzChtTH1bxHbzNI4ZvIgLRNmKRN43NNMaxM4BywgeNNtcLD49HDOWRD5nTDPGxO6HxO5YxO6pzOM7zOgnvIPrSrfoy4l7zN8ShEjnu/jUugNtEgkJM6JRFKjRCBNjiCQyiB9AAgRWOs+0TFBdFPrWmamlsgnNkIbuSgnau1vIORGIIabfKu6Bs6ENA/EqgS/4HFo6Q19bsopuu/jLG+QiMt4kLG/9hSLR3SLq0b0V48LhO9oecaoeTyuhfCIRf1EunbEhD0ITKpmbh7ILgzm4JZCfqYym7EkQFVonBESHJswq+whS3iL0D4L8+Uo4KMSLvQx8ZbSNup0tdUl89TzThktyOkL4DEsN+E0uGsNsqEwiJluJYMSe88SDCMzTU9zd3sHSC7SJWExxb7SI88SUpKST2tUz+FUzzd0wQbST4tVEIFTmkTzeBU04csU8oEiQ8xj5aIslHcie5BxLjjybZ7TymYRKH8reESVeoTM7I7tVMgpwsgAQLwAsiCAz4wgAwoBaFEVRBAhAuYgPs4EU+YAS84ghFQH34xAT3oAESAA0SQgv8LYIIEEAN+gIcYwAAukwIpQAQDCIAEwAd8QAWBwQd4ABhGwIIjkIJOQFZhoiyiIwEkwIAOkIJMSNZhytbKIoBmxYpwlYRyHaZT0FCUKzN4shEOmi7yajRIkygLrLTRepoJbEsJFKgZ2subkxpRW9iFYsCH9cCJIh/+vNQJQUxurE/D5JnxaxP1C6mkpLWCmUwzvdId8wkCyEwUKL</text:p>
      <text:p text:style-name="Standard">YygNk+oFmanayqsIXefMLAGs1HdbbStDY/9E0t1bzWXFnc9EfNY73vPFM2/dPwDLcZ1E2lzcfZPNoLs0NGJc7RXLis1Y7qxM7kDFuvvTex1U6zLUO0RU6y5bbsTFu2xUfGg7j/gWRaooXa8dilSUWPvL1Fp4ugqNuRS2sTn/yldyUmErwgluu59+KX4hoREME/BwWCEAhXRLBcZE1WEtiIBdADOADWBCgPimgBW70AHyAAUeAHJIiCDoADcj3WTpAEFwDdB6AA1p1WcrVcKXCBOBCDsfGEGAjXcRVeZM0A0M0/ICgDEIADOMgERCBXa2VWjhAFNVDXDnDXy53WDLiB0/1P71uhS5U/9vPYV5ulsFOuGCIzAzE7r6OaGTrQLhk7HTJG5lIzt/ze8/UQ+9UufCqmmasoEAWzANbUa+oQM7kZxCSYoXRKH50QvivSNxUXtkACYnOpCrbgCp6sefgvSCLT/9MzIwQjPa3FzSPrYKfl0tULHSwVyK0VUxRu0+NU2ad9YH5r1DuF26vlPAi2YTf1YDoN1Ho8VJHMU5QMYgYbYkM9YkQdVCFeYiNuYuR7YkEtR5ZUvp2VTZ+F1MTCVJORPopJJ/AJ1QXcmnDS1/fkvt41r1jsIPRgtDbhrciVhCAIAkkwgDToATQg1mNVVVGg3Q6I3Ru4gpnghz6Wggz4AGLi3CMo1xDogR7YgQ0oXjWYAQRg10MIgRIQgR3oAD74XCmxASwQXgdgZDR45OL1BFa0AzsIJkZe104wBVy9kBkYgiOAA90NgB7AAnYdAUPOj1lDJ/czrJdLNBa0GDJRWP9Le8WLJdhkpppj7qeEbdi7NLS/JDUM1MoQrCho1sVtVs95skReWhsqcUHIjJgXSdkYdj2I64c9wMwLdmetKIEP4MxyDFO36VmAe1IYJqTudOEW3iMSllOrreKhHb19rNsSnmG6laqp1eEXHlMZNujQvNqI5lKJLtsbXhx9/lq3XVuLblu1vUOMTk0WjluPLmmNvugle7iAxmGU/uG7jQfh8h7hQrnE+ihQ7OYe8pKPQF3V7YBJ7J9uDLT73ED9xB+VICcp2OUbaD59+ElYVR9R+ORMwFX2egfVPQIJCADUnYF1pep89QR4EAVSCLlTmAEK0N7pDRg1oIAgoGoSoAj/1YUDSbiAJ8iP/BCFryxjW63WayUAgAHeThgBKAAEmuhjOFDVeRWIx+qEqoazlVM6wrpFdMooqzQu+v26GFXGU3RGGMVKYfxQxdrs/osSK2GuGFK7aASiXSQvHRWzkc0QAFTMzcq6wrTPWKsJB4Zpgu4VSNkHulG2WJCpuqkbmdKEJq3NKKVaKoVoeQvPnwJPiaSww8NicPuwFa5hhK5ueu5ndG5pLCSV7FZuE+bud2zo8Y5TqkVvVSpiKJZhJX5vJo5vJ55v937pjL5vyVta+s7vuN1h/F5J5LPbgU5uM7UlCDpwi6K+ALVJexISFfHWE0ECTV5qUSBKITKzHl1L/zfGVHjYMykogjj4yoiY3rZ+ULOe5c99cBtog04wJ09Qg18yhUkM6ycZCFEQA5FD3YJ4kwWoAbqeAIV4ADSoAromAQtFkz1b6n1gCICpXThwAQ/Y3BqQxBJo1vPo4xEIgQSoLF7iRg11SuC6kWImEs+ywAcfrb+UWGu2WG12y0ejyzYHtWWeGbos2J2JS4k4CBrVEgHs0MDt5gtxtY7KNZBquQ31F5I5Z++2Is3BFa/oh+H+TS+9Z4LL53qu6IP25yUs7y9N4YP+R+zmbRFOaE3vMIb24KaV7uCkaExXvVbvWpP+KVnPaFcf6ey+9bsC27MVaaHFdV/XdY4OaZWeW/+rVWjtLnWjkOyZPiwqQ200Ea1txhGe4IjUpfA0EPH7YCB6UjXGAigPjRnqilw4kKzTrSYfR+xcRYUfCAI+KIIbGPEsD9YHWFdJeIO9YeMqEQWeIKb7+Agk0IOsDgCE8GlrLWzweRhWlIAJcJPH6koIxQc0aPfiRRJ8kPEi+ACguagMkmxnp+zxZT+SOcb75d8Q1d9n1GzoYlGwk9GSl1H2HfkSFW2qU6G1w2aXx1GBDb/Xvk8AOvQg7T8GzhPdTvbuphw+DTx+TqPnZm4U+8z9VlqAJnXy/jw+PCnwzrZPhyUCT29Gv+KCDm+sPfZN99nzdlQuPG+TrG8p7m/o/nr/9k5i+W77LD17uI9iII57/oZ6tt97vBcxRSVpoCV7jGYy51MPKbHp6dPGECVKngy59ZjwDhiBNPgAVOAHC0cvXAQ/j9vRab8RVixdUtDX75nwrGYChPBxIJePRF74gUB3Gj9EJ4sIkSOALQqDDegARc6ESbwPHzeFSPABfagYmRgn5VVVgcGgPVPVU6DdIzB4D7F4yXXFovTPhiiRl0NtzS4irpE0N28oByzYOPe0TOvAujTYIOq0OodA9F//iq20wRRBwJX/Rux2zBqbZHJtlUm5DM+ZRY9hgIjXTyDBgQYL9ksoMCHDhgYdPny4ECLEghYpYsyo0eFEjgcZXkSY/7Hjx4sbT6JUCHJlyJIuU2psKdNlS4okY9LMObMmzJ4qd+a0qXPoTJ9CgRY1SnQpUqZOTSqNivEmy6pNoUp9ujTrz49cgXLd+jVoyolmXyo921WkUbVk265cGxGuSrlUy8Z969MtT7oR++7NC7gnX7R+z4L1WNGqU5xX50p9LFnrznfv8Hl6dwofP83vPOGzDPrUZ3ykM1vmZ9pz5tOfX2cG3VkzZ3jvkNToMCJNHAKi+MUu3Xn4O+KqO9s+foof6eXOmSNfbtnycnwiQEi6QELUdNLvZlA4MiLAKX0vKOgOkCDzdUkZEqgRtaAGnAsTNkMPDfu2lw5SJMGBiBSdEP8oQQnctaedGNRd5tlm7QFBgm8O2gACIhHyMwMCR3RiSidwZNIJIoh8iAgcEf5WnXHTNVgca7S19lpzsGG234zeWRbabM2plmNxoTVnG4s7ajbbdJ2tJp2PO5pm5GVI8siiiw46yRmD1Q1JXZNS9hjlklcyWdxmYloGD4/6tTgdmi3qB6SDtLE4Y3IudhZbjbI1SJqRK9ZZGmqeUBboZHeNJBFZWN2U2FSCasXYYo6hxdZRjDZVF2RwDXppWIwhNtSmkGaaVGRefepRqJtmWqqqgZ3aKqeKjXWqqq4WmupGtN5K6UmV/lVro70uOpmlhNrq1mLCAjvpY8P6umyyx/7/aqyp0eYFrbPSNlRstbmKBBWhu+pFmK6rksvQa6l5ZiRo6KIb2mh0Honmmp7B4yQSQ3RgQBofkKKnlG82lyTAXKoZ53SgoaZZhSeS0BlpnJ0yAwbpeVLxdZkUcYMaD6A3XnyoJEiCwZnVGAMW/wlohwN9hIAFIgZahkYQ7nmQWo1EVpgJiv5aBwLD8u0wIiKZDD000SFKEWHCN2pmJnTezWYluz86WfA7cw73XJQ7Pl3k1dR1fcqcRTrnNZRhE0c2c2ZT5/Rm0nWJ9tdqBzml1l4LKXbZKoJNpt9r2/204FoPvuKcwRF342r/MpiZw6Ux7d2aFZeLamN4QdsVuINV/06qo54Wmm24nRdma1aucr4tqLpiVS6ur74+qqxpsV777J2jRGyvt8tee1iiYjp68KmzKvyju3seGLOti7t88s0jLyn0nUoPU+nPWy+YYcpHrynm3X+bq/PVf0/96FSZz2uwv55uu/syHbyawzWKBuOL6M74bnB2zlYxPJ7w417iccENUFE/5ziNal/jk4uCEyTC+S011bnOz7KmGQ3BwQABAA0+kLCDI0RiAgSYTyYu0As14AMeNsBCfUgAQCWxiAATy84T1KCGU5xiAR80EAHe8YOZuSAOMQKbaXomiQh5pzoLQ5HEjiCBMvRgDWvgQRSlSEVWGBBPyJmSlPTHmv/VvOs0d5KRgxaHpi5tKUtUYpHUzvSlNWYpSVUjktgIBkf9QMlraoxSm+g4RzdJZ3FmkqCOvCSlec3rSgPz0dvoZKU63elm3ZmbI4czxj+9z33iqhTzOqIoZWVSetULX1LIB7tMMqt9vJvVocTiulB6L3iVi11UTIe7W6JuXHoJH15WGStGcYt9zQrU5oAZzKJg65SlVJ0yW2kpa10umXYRizSNWU1tPXNa12LmNBNzTWI+S5vR5CYo5ZLNTW4Pnba85aZKgz+pnYuLQiLjFtklLyqpIUcePIIBCGhAI80rcgAzY5m4WDD8QK5B/KAghnDUmfnAQQITABLH0pMAEQT/YQRQAEQK+dGCGkgihCxC2GfUEIMamOICJbBhfDoYBUkYKD4Vyo6EuAMdz1gmZ0iUDmmuc6HtNHE88XAYAC3DHVH0cGA8QuCRmjq1tFmNgYNjW9P2Nra7wQ1IYbsqcwYJt7Y5Z0tc29txwEbWwOmNbU0669nYehm4QS2uBa1qV7XmtqfNCWs/QpyLGjkjxtnPNq4RKBs/Ayh2Fu+TtOtW7oxHLkSRCnjH6yZiU6lLVaISJ43NJfNY+TrOYm944BQtaEvr2MrGkrG+JK0xMUu8Y6Zzsaft5WyP91rxgW9U44sluHbLy9Dltpba62z5XiVc3+o2uLRD7nFz21n0NfO2/+uUrWmre7B0vchdYPyizfL3Ir7Opl4BjIJuCEgKfvxmP/yDlyWNg1W63RSnFlyoz+xDyJ5iRztZM9kRDTExA4lhNkiIgngCAAh3qokfOiUBS5fTAhZKIADcmQ9MAyAGHCaYNhASGdTwsUQGcywIUsjAB26IU69xp5IuatOLxDjYGgVsf7QJ2F/3qMcc+TFNeYQhu+pm4zruMY0KBWSPnOrGeMGxqXJkY47l+zDArY3HgD2kUgVmMH8ZJ5LrZVDUstyn4HwGlqsdJrJE50pQVndRk0Uz8laXZssKd8y/A51iHwvLT5nyl9NlbZ1RW6o0b7N1vy3mnntXaHH2GdHCXP/foaPrFd0h65uRJic2UwtOSVPrnI72FqUv3elJa5qyywy1NckJTXPyFrZ5VvWi/SyVc1mJZ/FEEhdjRBwdpUlg/vKgbhzQsCmjicZK9VFT5zm5H83IYRTkw3suU1QkYGASI2h2jmbQHwmEoQZ8cMEHkvqOipZQZJ4QBQBtwx7s7Iw7FY1oCd6BivN0YNtC7K4nbtgzhunJOz5FkSgq1IlIlABHxelRPgUKQSPNk9Z7gice2esit3l1TmuN8q21JlazMmdLeUNbG+U2VoqjNeNZpRtVsZo2kweOTBAj5IoRSLiXSxVeJE2Ork/8L9c8LkZ+JbZoDutqMtd2s6kW3W3/PfvoyJ6WJJIl3XBHa2hN9tbNmV1VLhUt5+xdXeqAvvPPYZU53+n5sk8vOjSJm9jY8nnoUm9u+pLbdrYbd7nKPUzc6T5NuN9d7m/Xe9251/bnCkXUSXd6nMUs5gbZersHJCPJ+tri/RBHSAHcQa8/gN6s1VVw7H3k12Ts18Hp56urgQcFO2GAjaaGAOhBRAi1ehlGZHQD+QqAAd8xoQXo4QhJIwGOVK8eG9DHQBzFxwMoyG4CiGEPCxuBA26QYjUgAQ0hSMA7KsSHCOEUNAsmDQEQEG/94rBiqi+DyGx26ysz/vFhtFHNa2zkG/dYyD322hnBROy83VhHRF5TkxVq//8Mz1jUzJWPNVyS5E0hsRzIMQ4iKdLOBQz6eZmfSCCt6Qkecd6XuROgbJ2z0JYvqU/ZcV1jaV1VjCBowRl1Ed6fUVPQzZkJWs6qoWCZjd2Zdd0LGp43bc+gsRoH2mCjWR3a/eAHMloKgqAQCh5PYNo2kVqlQVqmWRqoPaETNqESRiEVTuE4LaGnkdqpRcoM6mARXk4NZsWsyU/8zNWPLN7YUFLNtcYKMV8BTYjkLKDBnRia6BXBLM1rDAcFHYHuXUAI9EAIgMARwMF4JADm5RBIBYh9QY1lXIeIGIADBIAKYAAIjIALJMAMDMERZIK+9AAayJ4UHAFMHYgNPcAP5f8CH+iLFfDAxExbApwCQ/Ee4LzDvm2HaqzQKEqBA4TAE6CBHnTAETFYwVHJczwcjiHjGUKVw9EcIorcydVV04Tc1miVW5HcV12jJdGNxoEVxXWcNaLcxoGjBf1NI8KXXRnjFkUgBibOjNmclODcdgkUixmWGAZhaBWeDpIdno3TaykdC84Zchlh2mWdmQ3hmxndarmgaxGh0G2g4dljFv5dGHphQ6oT6DgkEF6k2W0kPmKd2qnZ3Pld300PSWYPc/Fd3tkdQMLK3q3kPgaeSJbkEcakQTaaD2bkQ3JW/PiLGC1ejCSMYNkPzh1jjuBQDNwBCYiBKNgQaQhW4Ryjl73/HMC4jSBhCZdVyIUoQgeYCCLkgohoVAKIwSC5yLpJAbc9jol5ggi0gVeOCBzAgSRIgguMAiCskFdmAtEgwgiggMvE1CnU2wvA3ojkQiZ4iCRM2wespc+giASRHmPOIrnZQBsESImMSCfsxgegQr04UpwIDFCq35usHx2yGJME0vspiX7gHwzpn4PMU/xd5fyxpt3AH22eZrscmWzOkf0tDuCQpTdaDWDRIdMwEr04nJ1sGXahy4rIWJjpJEbmZGs5GpuZFvdQp+YAXXWGE0HSoAryCky2INSF3RcSmkV+JA9GZEU+p0qC5A5SZHji5D3+Fi1d50DKJ3SWmkRKYXbS/9mn7edBrqB+WiF/jloVYqGBfqd/DmgHfg55Ep1Guqd9pmdKINjjqIuSTQmMwYtsFiOSEAA/cE3fFJbBLQ7jrEiW0OJ63VuE5KIU5ALzhQI8iAEB5FvTZKVE4UiHecJ5BIHuwYEUHEIAfIBmiEIMTIyJSMEFPEEM7FAJ+IZpeAI8xAB6SAEiSEKSloBYPqbOMFj2bZhNecIpqF6PeqUUROIwEgBqNNJ6QZXCFWBnttcCsRfKfdzWYNyZ1Cne3OnFbSPfZGPLedxbPQ2fWhw2FmpZidWTydU34hUE6VVZxSnixNrAJNIX5ZyulehI+ZwYomfYnSdqTRpHzsXSzVLTyf9gPorn99wnffagRVbdeLYagz7nQnKqr9AkqZ5dQZZnot0jfEKorHrkp6YkS9qkSRYXe84ksWoPsp6kTDarS44ksx6rslqWEULXrQZrfEboDdrOdfUk/SQUaOLPFzllVHYHLY7UuepN5KnY4FQljYWNBMHjZ9giDm0GAIWp673VO6jBTAFBHNxU1/yPJ+zBPgAmkToUPNSL/4RfcUxImYQpuVVMxSDU1YhX9qUGiIJoX9UJU+IQ8lHsuRpUA2ooaA7WsEVOpuJmba7ma9pmkekmsfUfriXZyvKYlSzZjwGU3WxJ/cGRXJVjbVLZQKXsjAQbdrHr/txM6KGhuUKSnTj/J7fiKoBOF3qup1/8oKlJbbI46KpSa3QuEwx659ShqtiC7XvGYHdOaK5urWolT9eCoYSmbaee7XyKHdWibdyqLRReYYIK6IH2bYAiqOAGLg7+rd8OruEmbn8eLuEKaxeWbXvqLa+uLUrMGm2oS8Od4buUlbxGzmuuTX6IRkCh7NA2FVTp39pATAIVhy1SmZNIR2ZU1HgAgig84JE8DIaKCbqaI1PGk9+EhrnBk8A52+5yWRKhV3GARnIoyVIFLCVRUpdNx6Myo8xpqOi5XJEw6ttAY1gZKsftiNuoVfZ+7zim1citq53+aYj+pqLaDF2l701Rb5wSB5u6Y42RruM8/x5xEhvl1KrcilbxVJa2rBpCTC3VmWqssi2rRt2m3W1CKrADgyeBqm3dtu0D/1wTYusE4+2pzi1+6q2viiqwmi2rRevXXk8J25axiqCzTisHLysKJzDccu2vAhe0Jqu1xuRNmicJXzDqIF4ZusZPcpfjDbHD5Rx2Ia8EPS/WPJLLTdWNxGsEje4pLFiaAoftLYhwOEgOuYx9qIH+DqplqKVhhYbvZuy6QGmYxpOMrgtwOE6YqgE/wANnuAviIBW5eYco/AaIcmY+0TGILsdsCGCefBe5pp/iCBthmd//oWYhz+zL8h8guWz/6Sb/XUklO7LN7myX0F9cIeDVGJJwVv8ZHbZIwLArBianvyznMZIUJs1qsE4u2pbZ1crdKX0qQlaTDwOwerYSDXOnrnawCEdwLldw5VrwQ7InMEuwDXck3VrwtlLuBtswA/9nfTrT4hZo4TKuNmczN28zBSOhggKuOEOuN4/zFooTqtHwAZfgMSOz5SaMhSLe9DoVPaHh+SYJrrWRnDbSJJlyPb8DBvBBJxQmHOQCiJDI0Oie0HxlJsDBh3RCJmzbRYHA9W2HwexIxYzlO7zAD10ifEyS/5UNzN7cUwIWalSqvI70zY0rTrlGrIVG6eVC0RwNiJTIh+QliOz0RI/HG8tpzJXVaNYTnQoqWeGsyW1vyW2V3Yj/r5+SL1dZ1TSOr9xsXND+zZ3i1eYJdefpoRG/yT01jky3Rs39i/9mcN4+3S3jUqmRklojsEDCMy9Lp3Xa8iv5oDXT9TSbcyx7cFqvDzWPcDLDtTHzNQhzJzGrMH8+KwtHHQ43trS2MGS/sDPvsGPjFmVPNmZrlgtvNk2umVwfsLa+s19TirdOqkoDpeJ9TbKdbgOJ5qRiGRfr1eGAq2aUgRRE9EJP9GUiAj/t9tHYtIBgoi1yByvfWD55gsmw21EtEE+9rENJGU85zFgx3soZb5/EFz1jHu5SB37ZtEQTjUT7toiM99BA4gY1INHebyvvGK0NoPzlc21GsiXPjY/Z/3PNvqzMZjKTbfJ+41T7em6R0aMil/KbeOZs1696cRFyp7J6ucsPSy7ZCnaF/zX0IHZfj8suE7Y7+3KBstPWwSozN/NiDzMMx7OEj7OgteqFRy4076pG6rWFq92MIy44f7OGM1bjKi6OpzM6n7OPB7mO1/CJD7mRc5o6P6j5KDljf3Avp7hGVKhx1s9T1XMFUpzivDaXIRtMszfxJkzF4ENosNiYh+lmkHnBoAlTXgdGe3dQ8gcKoEAQFCKJEcAN0WJPKlCZ5OgYFS/TCgnOEonf/PNqwNjjFPoQUVwhl3mRAE6ap3mKMVAzIjHRdi/I5Wn5epU2pq/2jtWmUzX6Pv91UQ9q+YKcOIL62YiyvK7c9j4vpEblBTaQJCG6leWa/aiGi1Fq/27qABd2AEd5iSNdaU+45dC4YmNw89y1ncnZqz75XBO5aR92Wwc22DGkMBP7YHN2NI94sWPzZ8swSr6kZa+wZD/2toekZp+7uWc2ul82u3f2RI7SZbt4XT+7tJ/24l1qFacfrjnUkH3ZPutvI9Gv00rg6JJ5wqTrPBPvwZxGVmKffBXvcujQEYzIXHYbH+Mu/gnlEHcVF2H3V5+snIhJ6sJ21VgJ1nSY6p65wTCOnih8uq5mew8npdf3/2lubs63lHlybPIsz//3apq0aULyvt5mPqcR0ELZKAP/dPuhrMomG+eZG4MbiYMf535E7bJLMy2reDFjjocv+dZ6e9jX+7V7PQIjJKyOLYwbdoYHO5JD5C61+Nk/869rODbz9Yxbuzlvp7CfINk7LtzvOJAnOeEPu+EPvpAXvuIfPuMn/uMWftq9uN2/fUa8hv4h9zwPmb57b5T9C1QhFKKXESMjmFPpr8Ir+lQiyZf2lZB5woBxiAG8QSn4BiAzyGsIZcUBND4vTcLBy195vhy6hs69iehTccAeHI60RnwpuKyvI9NKMaBOdVs9430H6vreKVOfr1Rjevabuvoatdl4R/vyMxQHdaWvowTSHGHRo6Xu7z6fda+3NZQ/buXv/z3c/+9BxEIs9IMuECxA9BPTLx5Bg/0QJlS4kGHCgg8NQpQYkeLEhhcxVtQ4keNGjRlBhuw40mNDkic/hmSIEqVKkx5ZwpQZM6ZLmzcdYoSIkGZJnCtnBi34E2jPoTY7ElXYUmlOkk2d+kQadSfRo1dT/sTKMyvOrVK95uRq0apYsDe/Ji3LdSxFpWm7ojVbc+HRpVSFgjR6EGrevX/9znyH752nd6fe8TtceDBjxIYfv5PMj7DkxJYVG/aED/LizYoRI1Y8+jJp0oYlo0YtejBiwqhLI248m/IpxZMtn4J3+fBofqD5G</text:p>
      <text:p text:style-name="Standard">RZl+R0828RZh75smDTh264LV4aMLzQ+0/+yTzNWXHm36daUR8tOLH5xZcKuM3OXjHi3cveL3ytnXpr3Keq3Ma/vTbz+fsvW17vvv/6OI44y+LbLD8HKcKPOv8a2C+1Ay3ZDkL/n9nNwvMns27DA3OAL0b7q4lsMucW8y4wxzQDUb8Lu6GNRtcAAs0ulGuOiUUccq2qKKZd43JEvhWwRCCFN4vFkSCF77KsoJp0MK0iynFQrSsD6wjLKLd+CMsi2mrSxSxy59NLHvHQSUiQo1yRTr8CWvGsvtuLEi66vnuyJTjHtDGrPNOfki08w0RQUUDgNvUhLPOvS8U8g3Upp0BvPmsrNMjFtijHc2LMMtRZ5iy6yzSKDjrj/7ipjDTQHRxTxMOc65Ac9C2VNjVVYZc1VPNs8QW1CCVuj7bLkPOVs2MSsk+3Wzj7btFb6QIMPVg0ZLNVV2JRLlkPjwLPtuFrF66w4VaG9DFXTUpU2NBh70w3YCr0Fl7TDuAX2uXr3gxffb7/zNt/1ZDVuvwPdlbc+XQc+L+B1Dx4PVg5xa1cxGEmjGFoARzN2vmhJ5O/E+azteLbUlMz0Jbq2pNJkTC899MeV2zzogQXGiIGAefrZp60szVQZqikLzRRol9Uc09GygE4aUZgpVdTQlo3+kudAIbVSK5mqxHrqSi2N9Oo/fZ4KbK/DGrtJucyuE9K0J12T7TPf7jLu/7We1vouoAhF+eSlz1TabyY9Xay96FLzzMHNIq7sNgA1c8yzY+1LEdmJj41WW8pNPPA6jwtXsTN+AUau11Ng665DEAfvPFT8TETxVeUq3nC5FVtEN8FcY0OWvNYzn/1h/ToOXl3tiivXQgYJzlAyAFmtMD9WWb8MeuJaHDF6eB+MGFgDgcfPue5HxlA3/WQX2MMKWR2+xPUHhL340zQ29ldQM86OxcJ6tpvSoRv92/+f9Rez/70MIQ9YwQnMkIgfiGIgNoIal/jHNDnlr21SyhHSjoZBPUmQgwMslNUqWLWipYxNGgxgnoJGNKqpkG9O01L/EMWoCW5Qhn1iSg3z5v+nRO2NhmZB4Z18CMMe0umHOsRh0Y6IQkIR0YJhE+ELORhFhhCueKwp3GQUF7hRPU48yAuVaADEPvdEKDzAy1eJJFMvbp1nZAWSkBtZdxuOza5ZorENG+3DLPlFZ1XXSR92lMUf4VkrWLsKD+4Q2arTwWZj75tcueblKhLNK172Api/QFfJgfXLYM9BWCY/SclPsquSAtIXJsFzSYPBa2KAhFj1UoQx+pxrlnR8ZHwYxKDHRYtUrhpQYUrGtA2SsCo668cuFqKLfoiiIJqQIgv1xsMTPhMv/ZhBKpZghkoIAAY521nU8kdMCnLtSmZ60wObmEK5eJCd1EyTC22oThP/ojOd0TwnOe9pNXA6sZ5kM6Hc6nY2sQVUbU0jaAjfeVC4KRSgWOGn2xhKN4f6c6ATfUqj8DZCadrzau306Ea0eKxPMctwEcNMFhvXyzxW0XWptNjisIWbVJIPXeI6kecaNqH7vMZxmzRRuvDDGuclKDdADdH3/Lii6DBHluxC1nx2g7jygMhBslRRb/D4R0m+jjEWsxh8nKe97BHIe2SlnvjQ16DtQShAd1wegcJqVu5Z6FTgy5wrtXUcMW51kG0UXLlSysflgVGmpdHYppTkwXWaE6NieAEPQoACyfYhBD34gBiQNM4VdhSfRfwonwoyAxZksxI/oEScoFimCEbx/3/i1CdnU/tEebqznJ+VVFcQKsAM1lajiyUgPDkqxN0Cd7gbbeGigjjDDyY3nhc9InKZqFwgRre5Pnnu0a4bqOzGkLnEXWJBdStQ2W6WtlHcVOWko6DiFW6lvZzOWwvrIshJ8j6AbGWIDBNVX4aHWxuqFr2650b44u5wjCPeSjkmr3jNLlqHdI+GFucx9vXSjONxMMVK5BwHUU5ysYvkg+Mz01Ie55SyMuV69kXKUK5Xk5lM8cFQyeKFbbK+4IJRfQUGSv+aWHaLq1+5XvpI77CINCD2WLpA5jhF/hKYwpxt35YUAwpIlspULkMP1GDM8pYwn52VIlni0Qo5cGEJDP+IgRjEoDPx7m+crtUsRd0cW+MG17dP7rJtV7vlSVVFagDM8zx1ON4LZuS3sB10nR/atdxm1KLgfdPcvhbRSDd60YzuU0MvLdFMT3rTZVNo2EBb3ddKN9BQxvObR9KYXtaGMa853OMGE+HVKXU6kZljKm2XH2VhhzcaSuMtXwWiwTROxaAamL9SxbrdRa6o+IkeVwNkufxgWGLxsqphcdPIXQuypY/szBxxub6AQdJcds0iXRW0VrGOT1jTqytYL2RXCslbrdmr3ljFlzxt9fiNIrqVkdenyxD9OD2BDerqrp3S16C6n7F9yEBigIYwlCEEaAgBBvog2TKQQA2ZPbX/n6fpWYaDOiFiiEcs9iAGnMXi0yHPWp9Z++Y4Hzq8LUS0y7cMaNvm8G5bk7OpiyvoURP3ooTmMjTtLOppare7SGw6dAsK9T1j9+lUp24Ob1h1pl/d6VxX4m336Wij0zPnMDtvgwPXIOk5rnGP8bWwEtQpVgNcXskqI4KVOsb3fetDIso3u8WjK0+S2FvYq6ONCx+jMBav7SH6NfXoK5/WWW9c/OWXVgPfbQ+XG3PpWrIiRRljMoqek+9SpSXblWPMtZiS+2o96avt0xaj6tgQK19+OgzJa+t3M1DlqnIgH6D8Gg6XHuvVyobJWxvFIhaUyIIabHFyTcSCAGiQbABK/8Fy2qLTmQNxJk9OHpF4DKWZPNnDPoaiZb4Y05n7SDP6BbIPne2hH7YQg/Z5MhDtg9mbQxlIkYgoHnTm+xQiswiiSB7C/ZppARMC/iRCzb5JJwbimApC/bBO5kzmz5Cu6IAu+djs1DTQnaaO0mzO0MhO0ZJO5BJNuFbwA2lO6MTOBSvtUbwsoUgQ03hO03KQ03bQ025QB2vQaSDNB5Uuo3ru5y6QA8MOBEeOIEKKl9LLWmAjeiak4JTswDRPlrCIfEzEecgDqUBENratkVhp7bCKx/7jONKFOOaDC+PKl1znC69D9QrmYrwj20BlVwRpj3BNVIYF8/hK8MiNkgDMQP/OQ0DeimAQcXkiZKywRw3TzRHbigoL6XqAJ63qQ0AY5BExhN8exlv+LfJEkXPcp6Zo7YuQpbBSSUZSAwNhkLwmQhMA0CHsL+JQIARCAZk+LuwEQgAZEP8wCiHsbyiKBAL7YQ/Cz5joj/7igf4QQgyU6UjITyyQMWeckSA0Ic28if1iwS6OwpniAQH3QBez0QKNBLMKUBdEQRMIcCnQrx3FwBZiYRdYziK+Lx5EIWccUARd0edwbgNLTedesOxQcBdBSPmCrgNLUAaDkNRaEOaIbiEd0s6GKOqsziK3DiO5i+ukDiDVYrsqcgQ3UiNDEgW/awYncglTkCAzhYoGZ0L/DON7vsdW3I6kdifWULHIJEnBDmlD5qP3lGzcroOS/kgRFwxFKmnwLA9EfvJxmqV+4MjC3sOLTqSvVup0Fgx36kXZ/I1TrGr36EPC/G2MYMldZG/FlBL1Cs9eFAb21vIsQfHyWE/GMEnF3LJb0siV1k5yYCTIOOwUn3Kr4KsxbI2LfEmXjo9lVrLOGsIZbUQTCOAHUGDj2vHLeosn7kEOpkAGlqAStEkGGMAESGFJ9sGAOCCbBKECGIEAJvAgxGABZCARREAWTFMGKqESzGwdNeEeDqgSKuAMcAYrFoADZKACVMDk+gEMRssMtKk5F2gauSIbCUK0OOA2KwE0z4AA/9hRIjShNs1gCQhhNdPMImJhZsZABpjTDGQAO6+xAMWAALygAzLhAj4gH5OwzTKQsQryHxnSA8euCRWLIEXyPgut4RLy5go0IpVQQWOw5tYMQRv0ziJ0h4YOon6QBxvS0noQbSSNCDe0ojqNQy/UQ+Up1AiU5pBwP5nQo57w1djLMYzFpEyKMgKrOoYPdq5tC6mKd0zl3Twv2ODtDkEndPgj2dIwP5qFjWYSjxzPWJTUsATvjXIt17KNeraNDbUj4eJQFN1jK+/oL9HleCKx7+Tq3ICFKtVNes50THVKrtgK3R5vrWZSQthoXGyPDvmKS3nHPIDnK3GqcebH2RzpT/8XTmkgFBY/AivAEQmsLwRuYB8/CuSGQrTQ8zabUxDM4AdGky10YTiXQBAqAVQrYQlkQATgzyEW4AQSwQbGbD21SRAEQYFIYR40YQaIUzZFQc2Yrx8MSAYEgZu+Tzk/1QxgVRBkQFOPsB9qFQc4Mz2L9Tdbs4A8NT09Uz1FwD5zYgamoDPTk1hj1QZk4SPu4Qc6IAlMgQ+K4AMm9OXwk13pjEHf9RXhjCUPFUA7DSXnbDFVVF9VcF4l9EGVbkH7NUED1sumiySXiyMvUiRLEl6tS+tGkmETFmEPVmIr1iTBTiBVMl7ptSWn0HWuaL16bTpYxO266KQOLpVAzMSS0u7/Ks/uWC8r92711OXvtoMV56PGPIQpZ6cwwdS+dvYmU1F9torCFqYndYVP0YilCO7aJmQw9wqUUKl66kVA0jJhYu9LT89q27LurlZqO+mSVE9NV6wMn6VW9k1QaYkvAQswgW3JZuO/kkyljoo/EnPmKvSf/rNIUi4GMAAFAuCyKrODLvMBRus2QZMBxuBWkfUg7sFTr3MMVmBxibUCTCAfjyJVE4EQiNNYGYA4tek3C2gFOpObjmT6ahWbcNUgDEhxGYALOCCBfkAbEBAh9kCZ9mAPtDWbtIkQXpc4LTcfWW43h9MzZYARJjd2E8E4PeFUrWkMPrUSfHcMPjc2ZxMo/8AAAY4gCcz1AuKgYE9QUi+zPwfSQfn1RFeUPwkXntA3Qz3yfB02bwf2BQlWXt21fP+1QeGiBYWwQ0U0REH0Q9fGfwPYfZNVgA1qRP/3RI1wLg50fA00fdlJ1TaspNgO1kJlRmktfZJMVeinSCdP2M6KFNMHfP4SwCJMaOFU7vYoQLYw4KJFvkwnSv+lw7TwD0+EC3HKw4wlOQBxjJKSX/6SlArxpOA0E91q3o44eSBx3agQjyjxdZ42Fa1Hl/It3txNL892XcToh6dqZP6LXOyHdhbHiuyQdmYknOTVP29oIHSGUQH3BkShHu0VYO+pGxeAC66TB0RBF3Th/Hi1Ff9aUwAXQBwqQYFQQQ3soTxZgDMZ4AwQQvtS9TqjQAZ4wBPo75qWQDZJQRNawVN/syAAsFNj95EJ0BZk0RZ0QVgzFVttxHDR81hfoBUEmVdnAAl2gR0RYgbIbAl+ABXikVcb2QwemeXgbzhTMwaYCZUFEM2o5AEooFxzgQ+AoBfAMeb+Bm/Vt33ll3y7uWPzNVLBAl/nV2AV0j/XeF0nMoQgMpwD0p3rF01AcmIt1oggtmHhOWPrOesUNiP3WWvm+WJl6yTPuaA5Fpwx5exeBT+k6nako8BI9otxb7AMC4irLZGQ9i3XEpFigxD1DkH4bitBBSgHZ1f26NuETMZe1vH/4pZT+EqrIMPBWik83k4w/zD3MIdzskrcyjJscUwtQ6mnLanGgJr0iBqFTw8uV0lsgdpO+Q0nVZHzUppyAkvhdHIqSfHAevj3OOf4yHl+Vctfl4IAYEAFVGANrG8ySUBJzBGb+SYe2DFVf5UOgDEbkXMoDOgEtgkGWA7NxGAGxGF5bcAe4LogJpmYuwk5TdMMBEAbxKAVrgk9TWv6CsJws0lTB7kbC+hwZ9cbecJTSzUfPQGz7HofaNWZHoBZMxUG7jEeALs4ecAe+kEXSpMFVHV2UTkimFlOYkETkGAH4CAJJKAExuEa2yk/2zmdvxp88ZcF6/jo9OxQuLm53/eg//PXnOO3fLF7X5e7uu6Xf5MVvDXUgB0YgS0UgAdYgQv4m19iCBeYvGnQnkwUgqe7u+v7uSeYvRaPkV4tMmR01lhR8laFXHQUaik6WIRFp7GaYbyDa0WYokHxppYjDxlxwkR4Y4KYx9g2lt5q2ZptwodvyCo44KR0o0mM3DhxQK6Ye9ztTek0EemtejSREc0tTh9kTvENisOne+pUw2Ol3xTJi1vlyMSShe3nsOIuVIIMKBEnmJI7n+XbT+C4ygJgDWRhPPFbnb9pIIbTDBAgBhJrD0oGKzQzgWwgl1G3Ow8oU0/r/OJhkhkABtDMmeI6dgWADpBkZhAozpkJIcZsCf8qgAfuESEG0BZYWQRQYSdyl5F9VQAogVa1zxZOdXjlQHV5IJLZ0Rbyms3ZUc33XM51gfmMCQDFBP0eAAbOABDwz769+YHrlb2Z245bHdYRWoLvFSHJS3xzfda1nIGze7vvW9affJ0TtbojJaDtuZ8j1tj57J7pmdkpFNrh4tePvem+jv9UcmPfGaE5iIrQjqc0eNicssCENpXY6KrpMEpn2sKk8qJlticfUYoDrFs4uko7GMkMDItih0PKyIVHBkuDfK8AdakmfI6q8lZcekozWODCcCxlz/WEmsbm8mtXb5RgbKmz9vVsjGzNEmwZXGGeusdoHKelGmfRuNzQSJf/2GhubZoNE+u7qVu3bmLKq+wWQ+EKojv57KLSs0mBuikh9i8hitcLYmAe7EITipfPhV6v71yX+6Eb48H7EkITxswMKkAECFsg1jzO2xEiYoGVfzknwLHSzRyZmKgg5jHpIbkykdl0lbVWTzMREkE8pz63v8npceZtQlDXXR3aDXrbed3WxRv5pFs//x6dI9h9U9S5YV7WzZfV45mFcBC+o33wD5jy91esjc691zvmyxvzHfi35jtFFz/ws/yzioVYRor4zs6KkTR+BDx9qhCEj5QLMw++dElkaEULh7R1oGfICdPbULG+rmWqOqVZqjpGB7GWoud0/N2Diaxtwcgq/482w8/Yo+OKiYmKxXJ8iXU8wdO0EckUreJtiS+RP1K8C2XDfFgWXF76PYh8MAeulqr6i5gHyE4ef9ii9Nu1YJ8eIDT1syWGwBk0KFCUIbGnXzyHEB9KjEhxosWKGPtp3Mixo8aJHAXGW8ChkplKS2T8QMIvnpiN8WKRNEPIRosVMVrobDGFgyABZ2JtXHBiiQBtYkTC5PjwAQsZZn5Q6adpBosliURgWxoSzNWopDo+7CeHg4wKKkBS/NhvZgWbN3WuWDGGgxkGMF46fDDTZKW3SDzF2wdRrOGxhT0qXsyY7cXHGCE3nnw4smXKiiFrToyZ8ebNnUOLHp3Z8mfTqP/VSuZKuvLp1a1Lv77cejZi0rYX54btOTVqyrszTg6u1rVvxMh7B2fLXPbxxMl1P1fN2iNx1reNz26enel06NW1++Ye+qJj8LFB1/5uPrb79/AZv/P0rj6/d6fewas/nz8/fPbx5wk++dFHX4H4AchfgPfVl999953CT34SVjjhhRK+c6GGp+w3IYEYhtihhiRO6KGD+KWYIYH4wZPhhg2W2B99/1HIH4IQ+kfifvbhs2GKKC6ooIAs2khhkSrOhw+NM/rYX4RA3phkfj0+KON9PA7Jn4IKnoKkkfj916CFFOYIYoVh6uegiWWq2SKaL64Jp5kVupjmmC5OGKaTYc7/SWKfekrIJ5l3rqkflXpyCGCMEDqJ5ZUkGrjkjJQOmCOYVG5546RQHpigje9o6Ykn6OH2W3xLFYfZWKyKUZAIfaAQQCmEoSpabt5lF49VUFVSiSCCMGADAUwRZQawwB6LrCDH4mXPSyOdUIkApCSFHUyakFQJA2eIIhMXwZ5hbaoaObVEVNrYAl22Znlxhnfw7rGADCYpu6wg9QqQVyxCtSKGHKnQi5IZd53BD7nn3ZbcderZmjB7nI123XoMu1fxxRC35/CtypE7MXwYq5oexBwvV55wFp/63mnxsbzyWuuRp7HE187Mscwwm4qzyCfvHPHN4Nncc9A50+wzb83B/5vxcCSDvHTIT0dtUaj95bdfgQoOiCDWAVLtppOSeoo1lF52zaWQQSaIYowLajpll3vmOGaOm6r4oY1DWnkffVnaqLXdoNZn6ZNKGtgkg06e+GijW2aa9oNgc6qmmEpaiSmgZIooN6Q8trngmGl+juKKOtotJOgjLth56KV7Xt+grId6X5FZ1rd6hl6jPjuivNtXJqZfqnh22157bSPlJw5o+OBr86d4pIeTerTKHWNs3XMe7ROLJrHYggRCC6kL9XYndzcYRJrY8sAKXNBLcFSUsEqUSfgSfC+zQHFElFF0KEWeRrGwCsFEIIr1yeAnqEhKceJhC6+cSwSo4Er3Fv/ABTNU4Az+yxm73mevZCXiXNyKxTxeIgZd2MIWM8CBWTz4A1QoTDrhcdj4fpYyk1EMe06z4cZ2yLQZko833bnhx2xlPSFSr2Tjkc4Qq9e0xhTRiVETj8ui4xxclep6JqMiFr/zvyriUItSPBUYc8XFK4ZRPWNk4sOSRjOklW9pPIyjHDvSH9mlKEb06ZqGspYiw22NeDuSEuU8tbzCEW5wTMJa2Ci1OMKN7lO6GxHdHAW9weGtjyVS0OJE4SMCnMJxVGIR8YYktimZEkFMUl6knBS4RwYOSo2iGyAB+aUiFYludSrToNjUoj8RKk5nChTlMBc3OQlzj8SMUzJxiaH/Qi3TSSDikO8WhajXbU5uiauUIQvJpKuZcpZjS1Apj0S8UZlxVUfMIQ2huECqEEAECnnCLgA4RzK67GGaEANhBJM+MXhifVwwSSJsIIt+EEZbeGGKGPbwEH8WS1pH0UQGF6a+FUBFXzPgQkp4IJArOjAqEUSOUOQQ0AqYQBQbEcM8DNqQfKaPJMGCgUsE4yoxnM8eVPHXQ7gnUV2MY30lseBJBxILVsWjIePijA/jCLWRLRGdFXOq1Kb61HoqbYsP06FUn1jDMnamquxEmaka1lU3jpU2L+MZOqc3MrbGjGhqXStc1ynXhRUNaHaNK3Bqdteh5RWtMZwr+ZTo1bJS//WwS/2MgO6IyVARkkV5RGbpVikpv5EocDxCW9vKFiUvsU1LCwKTg/IUSDxJNknjLB5j9/Yn1H7zHWqgkt5elMtm9uiak9sj26LkILjlSFLXnJTlvpQnMhW3uDl6Hi5BpKX/mG5Iumtb56IpOtPlbnTOpZpz2wRdAHlJUNV1Xde+m13bYTdIH5Lmofr0qVPydpbDe2RwF8mk5jEot4ucD1/vycSonrGvqkHCDxRyA1F0FLGA7aFzDGOLqlylEj9Aik1JWgkExECl0KkVc/YnAEpItIsbiQVJLWgDbemLOazayEcjrK7CCGQGU1iCIH5AClJpeHsc0cWIh3DhqzaUVP8CEUpETjiDVJghET9AaT+kp5Fd7EMMMWAFIPSi161OlYhNtDJZtZxEq1o1seMBIqq42rIoGnHLb+SvFwfb38ISFqz/VXNWxRjYOU+xznA8p8e+iOePpdHOdGajPfks6D3/EM9b/Guhv5rgNGfZy5CGj5ICBDnB+UeTREIlZEXZNjOttmrbrBTYVtmpSdGXknvT0net+ztPb66QEeJ0OBlVor3l0UhwA22PUrvqy6lyP8Al3Krz1t5MxXpzmtV1aN3bprn5aXfNfJF3eanMXDrzl4zDti+jzcwOUchD0/Z2L519zLkpSr2Jyi42cXtqbjbpUsUeZW9ptOnLqdacf37/s1jLXOVEe0QgujgDBvoQgA9YK4g8ZPPMGlKcWBjQDAKgw0e8coJv0PiqnJnfURSIM0005SqCYMRTsnKK3vTDXGDpiETjsT5pVYAH+hRLrbbnwCXQOIMM5chL9hHEWDiwEhBUGhKicIQkSGACL5zhDpt6ZjeHFc57BbPU+xrpjgGazVyGuqOxrmArMhrNUG30Wc3aRrGXvd/Xc6vOBJsytRuN7W2F+1v/ivC6GrrtbBdaEOne5TX3PesInroPF+vZPmYNsobXY48CtEjL1khtrVWt8aRkX/iOTpQhglQ02fbHYbut8KmO0ZEOxCLv4qAGnbjABOKUSlEbu7SQYhzl/+HW298+CdWVuyzgNJc5bzeykbeL0aLO+znvpgm65+0uJLUU/E73FnfaJX7rjj996A+f</text:p>
      <text:p text:style-name="Standard">1dT0nfbhdEpRKvt18k6SckPNPMYGSHGmnjST+S40f/t30GgGSVNgpRASqGGld1d61Ku4qxfAQyN7UFTxQFIykBUoxXAzkQgC8AI2BRMEsAAE0IAOwWGU4C8YZ1QkIQMyQAhLwC1zphEN9BVBZxH8ImIl8RcmQACxsA8N8QAzEAM41g/yYhcQ9gItBoAzsAAvcGAuGIHb02ADQUEkZmDxgBwPQAEdkARJwAdF8AGiUHfqRGaGxXVN135nh0NVx1SBZ2Z0hURaN3aPtnVmt/9/cuZ3YBdn6eR+TqeGXseGwpFvftZnTQOHcyiHWWSHZUSHd7hoeZZv/rZGXdh1VBd2X5iFhtgYdcRKrRVZtGZpioRJ+QFaw/RppMdN6cdawHZZ6adKhrM5jhM8uPNt4AV7lkg2UjI4DUJJnjAhC1ADfKB6ohAknDY8qXY5uGZZrZdKipgpxodrlCYj8RV+y2aLxRRMbdI53LZtc7JLz2ZMukRu5OVLxVVMb1Juznht0ygo0IZukagnfDI5lJQ8omaJsKYmwANOwgZqotU2+IZo8DeIVuaFD3AGdxACPYAGIYAGsYICfVAGPQAISgGFMkQ9MxMTLWcGHcgACmkWBMP/ADGgZHvxFChRCTLAAGPAAAx5QTAhLxCFFDAjMlbhK0d2FDeoPyxgkRYpA1hRkQrpkATQUSynLQKlkHXxF2fAcIQxAxZFMBTZkhmZF67Ccl/BkhfJkBAHA4ZxcgighLmQBBdAAkK2VBvDdGBYiFdWhVsIZodod+83hXmWVmvYZmUolvCob1bohfuGlQL5dWlpcnK3dnwXd3E5d3cnl3VJlx+Il2PINNOjd6VxdXtplYIoeFkZeFTjKbGWR8KVe4zYXM7jeoZninbUNroWiUDCIsI3S8UmJhYiI8j4jVWDJJrVPP9Bb49USvxwHy1QA3Cgeo+Zi5Tyes8DbshGNZz1/zgy0omZxFpW41rLY2qbqCTJtZtSAn2L5zrXF43FZ13Vl5nRhXwqklnHGTtuopyPGZ3Ox2rax43sRYzg953g6TbyRYqhNjspkiXr1iR5tH75F4iA2YbvSUPvlBD0qRAJEQIkUFBuSJWEhVXlggMnwJMU6Sv4YmGisFLxIBDqwwLS4it+8SsVFgMbBlF0oBfhkWIPR2J7loEncRJLMKAaCGGkcGCawBclgS8iCSwVIALj4HH9IBROwQHnchIaqCwWphch+KEnUS/Asi15kTQMxAhVYApL6AJOqIX8CZbwqaRteYVUuJVMSpjbsZaEGIZRGpZkmIZVeoZm2KTvuKT7+f93Xfqk7UkdfBiHZ1qHabqHdIWmbaqmb8qmdeemVAqI7VGnXQp4ZAqlfOoRdaSJeHRpAQIgf1NZoAaesgQ5vEl+73ZIukeOwtlaoXR5nvM798VanJiOmYIjbpKbqXl6rzgBsdhZQ+KYvMZsl9ioiQR5oWJvujeJwUiZw3hKMCIndlJt2Xgi1dhsrYoh0dQ52Ugn0aar2gZtzbir1PhLxMqZttM7JDJ8w5lq7vabpah76/h56Xiq90YqfgiYU1mW/laiIoAB9akQJZAFanBgfPitDVOQENEKC8ACZlEvPdljGtYPrkJk8tor9RqBB+YJGqcNfNUc2RJQ2yJxiiETQeX/oMjyPpVgAwILEbEwDq0AUO5jBhUZA+9gUDChr/OKLxkbgfOwD4TBFz1xQH6hEkhwoCj2EbFAAF5wBK9IAkomlVgmhWyJs1+KhU5amFrZp1mqVWqJpWI4lmYppk+npWM6ZkpbtO65peDaRWS3V26HV3cJl1f7dnOJtXnJtXsJRX0JYH/5lUs7tU4rpT4rNZn2qIcJiX+6W+aJqerIKUhyfeJJbLhZO+AJN52Zec/jTN4UOKAFN8nzjX6DJPchCq0oCYUwASWijdr0N9CqW7EHmpeJIsY3SIRDObVorZHLqKq0Obpqm3sSXr1kusbpS6GDacw5ncYJO6kbXeC3O9Qp/7vXqUtAYifndjeBEm+0JJ6/K35XEpx8I0iX9mqUol9hG7RkG597RxUreK8WyLHQ4rzNC0OVkWNF6BL+cg+6cFQCSBHj0lE8tw/fy0BJJRFicA8acXBA6h3aE76bMQ62cA8MpAsSJRD61FAWOhD4agvj0D3dkxSE4XECsQu2QLIdZVOesAd7wHModWCtoFOioD3fm3P9gFNKpREiEQ/z4FJylKReabSAx29EC7Rnm7Z7CrVgOsI8i5ZcOphfG6ZUqrM7u8JXmbSSoYd5iIdWxMM/7MOEFqc9vKZFTMRBvK7GYacurKdIi8JQrBGT9qptO5l/spiq9EcAogaL4gmfJP9budlHo3JbfauNqfNLpzAqBLKKrQUP3qUGpKAh/DAqXkwiaqAGdZwh8OBPqygh/KAGe5DGS8IPblwfnKQG9hHIO8IP+gBb+BBb+aEGqykJsJgib3wKXDwqExJb0tRrwuNrkaqb9AYqfJskvyh7mil5zzclfnuNkLtMz0omv+rKwuonyPhs4Xarw1SsvVohm2erzTZt3IluOvI8mTqtwFmOgSuaxWN8lrSYR+I4h8mtiEbCYIiWheYSKfa0TMsy7hpEEsiWboky2/yRG2wdJZl219I9Y5uUA4uvDSgyL+TOaNjCPSu0OZvDNNy0OqzCCBbF/WzP+dyVTmy2+3yWZRv/tU8Mwwotw2jHvA+tNAbtllurtVlrtV1r0RmN0TOMvRXN0Vz3vNZbZYIZ0P6MthdDeOb4p4+FIIrXxipyCjEQAqEQJ5LJIfDADwTwACJQAjcQWZCXKUD9OgBifNoHTb310oT6SXyyW3lDSnRzIGCMO55wq8PXik45AQ0CIbGISpapN8ObnuaZNq1qvHI7m6EZa5pGX+oZqY2kWuIFu59Fu9anurHrXdTVnN/5nIKKu3o9u6MjnXYNOuqlu7rsqm5Tqpqpap9me+VYebFEWXXEnhud0CH9wnIXHYTZVWS0FliXdIGlKuZDz3cKiOqsaOS8TmpFHSlmpvVkw/fMz1xm/8ICDdAOfdILzdA4rNuYPdAdbdlODNG9Xc8zDNsjbcRJjMRDPKdwytxySpZoJMSHhtzL7WhMXMJDa822zad/6k14xLrPGpqGipheEgNYcAQOQAJgTLkDIsf4IQJBYAAZkABzrCZMkijINR8SElnH8yBs7IhzvN+MaHhsTMeeIjhd4o0aQgBs/HjGloqicHqULKpJQiCpG4q1RIyotEeivIuaYm+KOEnA+320alzSeKy8DMt4guLUtqxw4uLWiDmz/EzQeG0QQiW6m27WlJvE+7nH7NbdB7w4Um+vtSXtuGjajc3W3YXdyq5NJNoYp0Y5g9rnUeVWjnBgtBrzTM9Wbv/aXr6Wmr2FtH29vo2zxg3duE3Q233cE43mtc3Csn3Dv83mwo2nJm3naD7mCC3DdlnZjFa1fnXRge7ndkfoVPuWGo3ZIk3mZTrnbp7mkG4bbWs5U1yJjWW5ccsfBIAEQ3AEBpDepBU4aMLTIHAEEsAEgEB5lgwl4JcfD4AGQQAHQGB/C1LVIgACqecDBCAKBPADbSAFiIAIUiDfN3BHABIDXmAHR9AJwk7snRwDGNABwC7sdvAGpSBIW2wCTiDtnSAFF1ACWK16scQPL0ABQQDsw+4CJJB5kY1bj9Lq37mpgaSbnAtqpjitbR26MtLM0jeo37bXge18tHM6/T7YzBf/8KibiuNFfQtPOuYFSWXtI84qTGAyuLIanhdvIydSuL9pnlZyqRxuSMo7V3XudEvKfvtVmC/T2e8LdqOdzRED2vCi5VH+zqU92jj/M6xNG02e3XEO5zEchd18wmsO3Cjd0EDv6CWf5MBd0Ny8tLeNw2c+9WROp49e2tQ93cqt9c59xF2f3F9f3fl83Vjp9EFf9FD6tue5WHoUqI/4R4aDCdEuBbOuPKk5aRFC6lIgASVA32GsyxzyIwTQAliQCXwvCmqwIUfYAXww32pgAlggBbkAB4ggCcHumoLT60HQCXDQCZ7P+Y37Sbxu7nBA+ZmQCcyOCIVQAmmcmhIyAzGL/wiljwjM/ulYMOGxaOGQLwXA3gmTDwcSEACAECGmCDxGUqudKDmk7EqQd2yndfGaGc28l22+Wm3cxoyAX+PAJMvSpuLOOOMpzsvGaOPDjN/F7OOgm8yM5OGtFO/ZWmycVuvUDPNnv+Rj7549P/R3qCuF0W80DxDx+g3sJ3CgQIQEDxYkaLAhw4UKFTqkyDBhxIkSMVqE+NBhxosbNWbEmNAkx5MpO45kqVHlS5QrW7KEWTPmSYk2bc6cqfPmT59BgcrkWdToUZdDhSIFqdQpU5pOcSIVGvJoVaJRVUIduZNrzqFfwcIU6zHr1YcLp3KtqJaj2LY/4aaV+zXuVrt08f+y1fsUbFK3S1ti/ViWsFTEhxUnRvnOsSd8p97xeyfZk+N3kC1HzozPMWXM7+BhHu1Y8jskGDoccUGi8uXP/EQRUCMChCQJTAARuCz5lOfPmH+HfidKzQsER0ZkSEDgNLwFNRBJKKEGSZQjUuxk6NEDA4gLE0RNfkChgykpBriLwLDBwQQ17wiYhyPpEHc0OzpIml6CH2V+CEgOESkOCYC9NqQ44gg4wiNgvFNiwAKO9MqwgoI2juiPslNOGQ3AySbDB0QQTassNM5MGzHEyy7jZ0UQewvRt8w6a7FGyFrER8cSiQvNN9CAAw1I4kojErgQTzwFNMwo42xJx4Q0Ecr/0IaMjEnPhqzsxSo9+43KKJ0kssp3ntRystP4GU7NLb/0Ecky3/Qxyh9PJFHEG29kUrLSYAyRshxrzKwvqwZjbC+zvCLJr4oWUzSvpnqqq6tIsyrUoEubCglTQwNLlK6xNI3KU7ziKovSw04V1SdViyp0LqxalVVVRw+1dVZS/ZK1Vlh1hUowvh4NNVWeeC3W1ldRRTapWDsqbFVGQR0WsZIMbdbUaVl11lrGqtWq223R2vSts4wiK6/FcFV3XXU7C04yJ91Nct7edqzRMiW59IQfJLzoYAQHSODwxMk8se2IC3TDZzwRAT3xsg+X9LDDU/ZgJIhMLiBhPDZt4wOI/zgMDkISIFwjgAAxTkalw/JAyEW95kh5Rw1ZGMaHEZcNgGI32faIYQcGS963vCA6oU6NU0SZzTwpMhYPFXwWwE4KF26o7JT59nPBA37gOc23J5WsjDPIKBstUEBXBBuzsN0sc+AXg2R77jmnVNPruyWO2zQ12YTSSLyJFLNv3z70Mu8tk9RbcL4nTnzIwB9v3O8SJ6ZcccShHFy059JMM06HA9UxTxxxtDdPP910m07h7B0NXxppRDEzT8LNllxacTeX3GdHLRfXdHU/99upnm1UpmTH7V2kUn0nCdHem0er2lqTpWpZ63evflJjg8X+++7ZBR7834/dPvdmxQVXff9gXY2pVWHRndSwsNAvv9Nt1/qVUN2Zuut9SOWvf9ej3gCnJ8Dsua+Aw5PWAqnFrfb1ansTJB8FEYIZGb1OUPe6l73eNrd4AcgTYvAM0magmiMIbV4PsI0UCqEbAjzGRMHxEsF+dAo1RAc3JTjNOx4Qgn8FIAH8+EEQlpOApFFGFD28DhxGsDPYdOiDSADaER8UmhZgQRIGCIAYUIMASYwgBEhUk4dmgJ1OhOdqIgjCxzYWpajV4AiFmABv+uYnEvlJODacoZ1YVKM7OYxPYiOd6EynJzjVDUhwElPiyDQ2MAUnX3GS5JeYRMNFdmmSZDITCO1GHC15CJSfJBib0OT/GK+1qW6UnB0rE8k6sAWydDzaI5MABKPTCap2DnRf8KCFKAdKr4Lz40uliGfA5/FOWaJqYPOWdzzl3e8i+vvLA7G1q2VhM33ic4v9IshNcObKgt9TF7HGZ879act78WNf/W73TWZl03zylJQvf1mXa35KW/kUZ/34Kc9/Eiugt7JdPAXzT4N+SiT+I+b17BlOiEZUIhvUYJBgI5owYfBhHJTRcCTjGQL0618B25cncCiCDB2iOqc8JeU0h6a+Xe0dLzDPEWsUHThEYgKXKSLJSFBSyGTmQUVs0E/VgCRPLPEdtkGExsQwJMqUpwN8cMEHTmEDEBT1osOxjdNEwY8T/07CAEyAl2loGkQ1MExsYIudjf5UOodxKEXAaWsP4TavVbKSTosjHOE+NDlLYk5iVxKsmggLVYlV5q+KHazmDpdYx7bpclyyXOFCdKXGmg2wisUcSw3rWY2KLpeFnKVb9TSjtbpyjy56WNtsiNTa5ZOdDE2gshAKmPudKniZAuY7fwfNUOGWmtIqnqQSWlt/EhCB5NQtc9c5zFc91KHQpe5sJTrd8NF2mPTbZi/Xp73vehe54gVgcxkowfJyF5n4A+7ydhdM+sF3LvINYHvju1z3KhC/6V3ofq1LT/WOU8DVRVacZCTXi8pIwVJ6ZMOSJCORAuynokEpwkoACCSZ0v9Jl6QRXUHjCRaCoBMlMw0bJeGCBMQni5mQAhCeoIajJkmqy/kAa+EVVQoYMQMfiM9FK8PGFscBHzmWBHN6jMUJhWc80ZGCGkMD4poyZw8v1Wwg4eQm4HCmhjECJEb3phnU/mZ0pSUt3bJcJzBlyW5nDiWWFMfZ0BjJkU0iJZ03mdE7V3LOar4zny07NjRlyXOEfaWcWKfXVkLyT34ibbzgJaU7oW5QvJxnd8PrXwDaN7v7M6Zt1wut/kb3Lc/MNFE0rdBjDndR+2ygeQEsP3iuS9XtVOd1xTdgCpaToLLedTp9pd3/1vPX9ww2+chr6eNeWp/4bHU/zzXQazUboNL/Fii1CQptcN2WmaVG73hTrWxbh5tdglIbvRhMr7HpaDOxu2RSCeAFI5IUpVKgzm54IyjDAkmUXxaRTEWxAKBJIABqmgECOiBwUVzmAWgoGoUSVgoAgVU1IwjA2gQ5Y+aAJqZX1aLGZgyFIZLGOS2oQYPEQ4AswiETK0dEJ+DgcpdTCOSqcy1bTcdl1roobGyrK51/UyIknVm1qORr0W8pWcE9lnIrYuzSETvZMi1Ocm1K5b5NE7mXIv2wm816ZRNnJAB57jNrAmze+mp0tN8RRHUVepzw9SLYKXo4xPFEbFtdbAj6WtvC5eZukddQYp8FuNtOtvOUeazCH7ugiMd0/6z1Dm7F5zrZePc0rgmcX3ELe9O0NvZzax15d4LX8ZXPbd5nDWz+wjr1ni+9twD/3v3ON/b1Xbbs7Wv72tPe2Zai1O57G/jfP97yw788UDRaVnzJUMzpxnOTIK0iKeJjRDPw1xEcUIaUVscT8OCYDXvU1nzxozdSlYKRY1ADSWgMSqKAR4U7kYtMGOANpZAMwI9AHYbR6D8+NDjFvbjVySC5BvGBGaipLiKsDuEHHEA/JRMFpsoEOECElcuEXHA5RECEI9qXt8qjHtmjHuqjsnqR08qjehkYfCGtQkqRvKKrxMmwOtOzSHozKmGwMQGdqNsSRpqS0qCzJ9nBSrqSHP/sJE0ak84ZO0GbM0TTq0KjpCsTm73hN9LZk3l5wj8KlElbLtA7r0s7NWEap+bqtMnDLoiIHsFbPWb7CC5ENd+qrTT8H21yLtajPFfztjDUwsyDn+I7n3OCPG96IOF7vSz8NM0LPdIrts1bw2Grw0QEvr74Nq/AtoOytmjrL9/jtnKpNkqctkxMKE/ZxEoTRNPjwzscxbKQF7mKl8vgM3TbDAUTm79CkgcRKQNYkAu4MOmboczhrDv5K+TzBBvAgo/xAXgoouW4gvGIMXwgABPIkAs8sTgQBSRAADg4GinCqwIMot2gGIx6hyziA49LDi7SB77BDB2iozJZsVpcA3X/VEce6IF1hIEO6SglaZu+eqtAOZtyOw0WtLl3CREfNDRWCju/Mjqmkzqr07qXwiyoQzocfLqkY8i/4brKyZyJzKx+M8jKiZix28jLSjuPDJyzo0ITFJtEW76BAbO2SqS6W7zdUz3U80T2Yhe/KwyV2IQs8Id3cERB1J/fC76/g8lQA8Vl2zvXO8Q4XMRP9EKd9MmkzEMCI0UxlC7OM8pAPL1CJMSmlEOkHESrnMrW40qhzMrS+5+ujMlcwb2z1D1AZLzbU0umNK7G4z2+Q7ahxMqjJD68dMp4OL5yS7DW2gxJsjN/bKveYJh36wADIIcSIAB7gZJUpLORVB0/Og1P/zijIzCAEjihg4OPBKw7HNoR5NgPigOEglOOMfKiy4GyfzEyGTkRNvqYOCA/5oANznBAEHAax4iOpqojxdkXyogPziiNv7qTvVK0OjERKHQwLkO+1hqd0eIgfQTIFyzIFrSzwIoz6OMS0vgkF8yzFRFCPLtOHqxBP9szGTwTNhkRsZtB6YSTJfTAeZQlQyqb1rGlRQsdd9klLBTL3vqmNrREyZO9buoKm4QBNTBDRQyuY9LJbvrPTmREzHNQlrxLP+w2u+S1t1TEDIVKr8xLraxKBO3D0bvKslzKsNTQsRTFzgPLEV3RUMQJSLQmScy2GY3ETMTES7y2GpVRoHzQ4v+yUMxj0QrlUCItRdq8q8cQknNrRTADs+CwT8+IDAIQgTJYA1QQTIW0OOVctEFyjPnQsR7QIheIg5RRK9BJRqbZmiswD6qyGjsDDTZqqjfaP4VjmjfAsByDTRmSjfmoAm8UD9QIuC7SuCczKeHwm9SynC1Fmy6TnSjpuQ8apEtaQiUVSI8EkSx9HKVjHKrjVIzsSMLZOoisyIX0uq7DuoyErL0hrFTyrI9ySLO7VIkJnOF0sNhRQR/ZjJNMVLqhnQn90BJFtSCFy2GNShmlSQCySV54B2Q1RNw5r7ckQ+UCQ7Hs0aJ8tQDrNdF7SiENVhT1UG0t0m/dym7F1j/c0Lr/tMMXvVATLdbAw0N1RT1vXVd35R865Lu0LKbZ09e25Nfc89d85bS4lNZqQqdxvVd61UuFxUsDm0x5acXk+07BJJyN8g2kiZMHcY740LdL+qOecxO4OQVZwKkLUIQq4KLxGI8H2ARUKCOkqQ0QoKoE2INfzISj4Ry5YzL5AwSvQRIJmcYSEANPkJDpCAAztQ70S6MJmBmpkgQH8AB9wAdxVAPaeJv/8LEq8zL4dFQVUZEYsRcQ+asMIiQyKx3wYx33zE7WaTMQqqEYZFs6sZK3VdvuPBLny7Nt/DPrhLO7JUKO/KzLSbS6SaREulX909rQySUpDCHELa0rHDz+HCD//0zX5KrED62mAWUWm3yBAxVKdgrS7HlEZRJd3trK/3RDIFXRbY3XPURXcxVXYwXXyy1X1z3XIaXdr0REhIVQeV1Ly/VdF21XdqVcGE3YLjReAEXeH83RSWReGr1RHbXW4hqX1E3dz4Nd7D2KDRqYHbwoWwIOJmU+Tuo3rf3AJNHOxckwPJqMaEQYEnAOzDhMA7CDJnONECmPNLAaKWraqqJa80iCmwVOGyiDCYCHB7gYOOCikFsSJJCj8rsBUcAH6uuABimBK3iA8bgODcFNxzg/J6oazTqF1BAiGqk6XmUtEuyMuJpHNGNh1Do6JVzbtwLJtCssy3JIycnUfdtUXf/kusVK38j6VMqi2Igc1YIk4ok8JfU8QlCtrLOj4ZB8qVqNzBNJW+bbVbZD25WUreGdlpfM3d4DY+F1pttRCGUlgARtyn4CNf2SNtyiViG11kZ8XQq9XuWlY+IV44V1yuwlUdX1Y4NVPdbV3RA92NxtUcqFV+ANREWu3TJ2y0I2y0UO434V2EpmKPoC2Nsl2EDm3d0F5D2W3erCIM7Y1TKplwWTJBqkyLgLQVWtwYZFyXk8BTZyotmME3wAMikoMqtaEnwgPwcIgR5AAyfoAKOxYBw6Pw1pMmFGgwwJDzEQhRkAGkmgtzIYZv2QgjQigYvlh59NDwc4EAywA0SwA3L/bsCTybH6MIA0KAERCIEMOaJTMFR/3MBtbBtcJZhSrsJ6Xs4wm6XnpDnzJY6gg+W85dsfZM/zDMg6K880W+i4JSUaRMKDnttJShENG7QYJOhVeiXJbKtdJDOmO5EdHM4VIZ3HVUPkHde51MTgFdjMHRabpILORS7ryq/QjRY</text:p>
      <text:p text:style-name="Standard">J5cnbXbXn1WM9bOQuFup5Ddc+BlFR/mTcLerY7Wnctd4TJeR6rUSkBl6q/N0MlUocda+tvmPqdV4bBWseFWtWk97RnVCvhOrZPWpxNUU/8owjFUxU5iDtDMwnJcl56UsPIpNbAo0fuM0j8qLM4IfoyIVpnIAeUk0+yISWM4ULHCtA/0i4yKAiY+6ETOgEKdDm8JCM2fCXCuyETuCDzB6xn0q4KLGBNkAEw0aExW4qCig5J5vnB/iB1Xg/lYODCBS4KyhltmO3fubnFV6dGwS/clusvJKlgYziVC3VzPnhUO06JFYcVG1ip/NhG+7hTp26WV2kzQFcsbNh5XbixZniDXySnUM0fNEgeeRaDLK7oBzkB20nOZbkOaTRZh0gm/QHNPYt0AtY10XDaTWL3iVKfDVqQTZwr1ZRukzwpB5qIg1Q25XKCI9kPDbkqV7wdxXRqDZRot5wToRkpr7WELcdR57jEhdxD0dxLeRkBK/w1Q1lGGdY5cOo5OMosmm+t+FYS/9ynJ/zMh3/DKRyq7pSEw3WmNK4DAJoWpD5GqR5gR9IkAjUjjQIhaQpjruZ0jboAER4OXa+ARir2gc4g2wG7Sarjp4VKsfoF/olEIErhQX8U9OOkhhQDQkkkELIADctk9JA7n8m7q71o7RB4XoeWxqZz84wXH0WXA/8R7mNFxjsWLjNKPAEcrxtsxxUkn+UMyipWyAcQkf67vS8nKA7tBiem48NG/k8pHkpqydltNOBa3t98eTZ5Dx+tlqfZMPLaZOY6Zr+rS4mNa4ea1Yr3f863cMD46DWcPjO1hBHZLa+9QbXNQyv72nn8AM/8T9GxKrOajgcY6vu9q729q8O9ub/JfefNvewRndhF0MfZXY9fulnj/eJ8l4/OuWJbdgTxFK86nPyJeUaHyXjvprHbJKPoh1HR5OjiowS4iPTiMdbdNLiUJLo65ApU0Hk85DRgIcyYhiGYRLIiCEntM58W6tSXl8RVGFAOu8pweu7qmuh6+sN/MgiNkjnVlXpVtXvFOKoi26w43FSDSzEqjpM1flR7axW9W5MCm+lpzIvW9+PTsLWOsmaG3Vf5eJBntfl/cJ39+SzZmONyO+cfORy7aZY0ARNEAOz14R42AdbsIV4iIey74e0Hwiz7z13JcPeqfuF0IS6pMQ96IdWwBayJNemdnapVvAWP/wGX+twg/AB/+/2a//1xFf8Q058xk9kZd96zK9vEE9xEqdwSv5XSxZ9TN7X0adqzI11O4Z2zcfqGH/96jGwfV6+JI07ene7fEPiwSrvE+zOMZNlvTlfNGlVvEpfLqkcGQoq9BVMyJyRDfsjDeujPXowNCsRRLXPvfnhWWb4HgpBxV0RsZ39jSKdjwW0wa1+T8JbTc90iX50FGFbFwRPPyOsRzJoykJC6tz0QXNV+u9o/weIU+8EEhxokCA+fu8U8kv4ztNDfBA9OXxnsKFFhgs3Tnxo0VO/kPFC9htpkiTKlCVXnhypsiXLmC5TzoRpU2ZMkSRv8sSp8ifQlShPAuW5KQsMNTl/9v+cGVTnzpIuiYrppynkvnhitMa72i8WzKE4w/qM2jLWnlhepz4VWlaMmH1m3dZsS3Ms3pt29+bty/evzp6AxTZ1O/gw4r+FF/dlLDgx08ZlIQd1jDdxYcSWMUt2OjjzU8t624qeXLnzZdKoR9/dTPd0aaiGW6+OKvtl7bq3abvWHTn2a75kh0N+fLg0WcrKlzNvrtJjxoEVI0bHt9E6RYEQFUa3WN07RIQCuWP3KPCdde/eNaI36P58xoLb1RsMbxAe9Y8XF57iR1Bhdu9xVxB8+o3Hn0HTnUfRfN4VpJF2+BB4kEYVcuQRgA4VZJF1E8KnkED4caeedQqJuJGJ/Pn/5x88/bm44kYDrfjfdS/+V5GNMsaYY384zqjjgD/2t1CHLfoHpEWnGHljkC4C2aGQKQJ53pH8lZjkjEvOmOWLKDpkYUMgHuQefUliWN9BEpKpnicg+UZYar/NZhdxy71ZXG6vecbaT0fx8g6cRKkGmlNyjVSVV7H0k9VK++wTi6PxKIqbZ6dR+pRXctYp1lf92BLPHpHJxlhzyJkGmKmgwVbbZ3mm6mqczskaGKyCHldrrJwBNyhqqObp666h5aqZX8qpiqdxyC6lmG3DCtcsn76Oeiqz0ybXqrXLYqtnsZzeRatrRf1qLK6vmlsuuk2BJ52YEBloHnQ7DtSijEr+/zekRSe2S6KKNtJLkJH8idijfRqp2eWIDBVI0XoIcQhiegorJKGFDKp35HgJMfkOfuohvBFCCaO448EHS8chmRkDeGaFEt03psX2EWhygemVid6N6nV8CsXeXUmhz/IqSd/OMtpc47xEm4nvekuPmFGHOrYn9MRNHzxgfPGVSOPUQdN39JgzeziyRjG7jBG73unLcUQTYQettuJeC263cL+aramU7TnnXDYd9YIatgZKraUmPbACAzJUsrgMDJwRy1YLcLDE4mYIUgkCMWylLanX9qSo5JUIoE1VldotVDy6SG7G6CCBFRzfmsJa6riz0i04sL3avrvs5/oeN7nByv96rq517xVuq6QSeyxvta+aN6/QC3u33JJNW31vzV6a/W6DK3+n99bDvr3u4D/ft/bJE348rry7//7u+YlJnrsxsm2gQx1f13SSLk/IXUfqxy8vOchj9MHagdDGswjBpyMeYRjbfnQhgaQHXw4Dj8t+RqWloUmAEzqRdtK0MTA5pCMNmc+GKiidDbEtgTa7kkbWpjAtuUhLRKoXxtjDIx0uyWhN+pcOWUSjJuVwR0ISEZScNKSJ8ehEOFxgEDl2HnohyIg22pK9thTBL41sbeI52c0itK+xea1N40Pf3OiWO/PdSiS70EWiljcuwUWrT1ngBQEGRyfdwaUfM+CCDCj/Z4ZBVqICNthHVUJnhiWYoRJmqMAZ5kEbZdlFE6ETACXC1z2ULOAErKODVTIFO+Ypi3q3+l0a0Sg+9aEyXcaDX/GIJ8dW2sl50Xvl9FjFLOHlEnezXN8agblLZ7ESeJbili+fhbfYsW+ZplMmMpm5R2fiiZppNF1deBk+Up7Sla38pjdXs64DhfAjarIPBMUUwhCiczoW4hnKkrSkHt5rhku0V9LCRCALxadjR0vimgIUHxj58IFdcxJFcsjFqqFnPlJ6UHrWRrOwrSllXDThQuGlToN+0UNquhnYgIYyBD7thgA7oNNQusKSkjSeA+qZz1o6NZmqbWn6607OqKTT/6z16GsDpM/YFkjREJHtgS5LaAGrFsMLORAky9yjL5FnzfItyioPEAEKshqAG4hCqtKaC/bGchQqKGU33BSWov5IOUE0bgwc4AAk9yCXGSxgBS1YgVvN4IUY0EqVykPNJUnHzGzKpJOiI50tridNv+qyltocnjB7qTtYzgqc4ITsYx07u18m65adHeZZobrKbU72fJll7F9N29iwjoaNm3Ut9GA7x/SR9jGyBY5ryafGxUo2mewzJWWDK9y/eKREakJbOtszooLZ76b3Q5NQeYZFtJWJPWYCasQ4CLWN8qx+7Dxq01aWXQhyyIJBM+HNmEhRB0aXZecMGwlTVLazRf9EnS/0aHQSeLGiLlViV/SXFTHmxCzSaGdH3BE9eahEJD4xn/JUYhBd1DMD43OJWKowQ6BUxSNpLF8Xnu5/w8Rf/mqIol0rIArhNSGwmdF8zEvl+TbZxpLsIh7xiAEasoqCrYpBlJ4VHx0jS5Kj+IMAk+prb/0ykgcYVgY82Jwk9+FUTeiiJHJdXQViIElvVXMvtpCcDDCpSWaKoZOsy6Qm1nK6OsZys920LGtHG0w4X3a4b24fZ9GlWa8mmc1xDm3v5Pzj4BFzzsYsJowN7dtvRfOZzWx0lwm7aNVQkzOVJtZUoyoqNwca0M+iczhBLer2MLec8EKnck3WTlQrdWT/ZQoxgQImRBgV0b/uEXGQ7HfAmXH0wxa0dQEJXGsiMTQ61jWZyNQb1DR5TIVlYxmxNVqy8NBsoiw8sddoZDME3hRHUqvpQZyLEa6Bm9weFin/oKhSbacbpumWGgU5XKUixtNrQA2btSfaX/CiN2r6wzVTXfaQNf+209SS9GxLklgCUEDHO75BH1NbLbAavCVjLWulPjvNfjyABYz8gSjkIpK4qIUkaYlF6DJXOtS1j1Rf5sBhVy6u25Wkk0v4AShFmVvUllZvttydn3/saTsjOtSc3nPPnSPLO2u8z4cW7dD/DEzgSl3iFRc0+U5L87DcVpdd595gEx523NKW560t/3tYd+toqD9d6EknOtzhHq/5cah++tMfc/3J0vasE2ZtK1PEppOgrx1ohS6NyP+mbVSV6Xq79e4pPDmSvwEWTT6LD7eF24XsLhZ1YCxSkXZVOCEP6zeC0c6whWjIJVrjLEr326EVgRjgISZx2POCcI1m1LMBJXj2SGrw0HI9b51qkIaqD/5GZJhRCE10gO/VvNgA3+KyqyrRspPxtkYSi1hcFQNlCEGOywBxRacmyNZXCZHzuNure24G4lhCBVQAks1R3FOSg38k7ZLYlFRlUj7Wicz1WFRYEgeEWSaxhVrsn2xcRVXshJmNjgBujlfsX1f0gxh4go25BKSQhKI4Sv8D7sMerF08iIIFakIIfkXqhApMlI4muIQCMl04qVbTsZ2oxWDc0eDRgZYrIZ3VOV3Q1VahsZ+QkVYpDaHbrZ0Onl/B/eCmMeExIRwSCsulzRgURpoqWRqkXVMT/hwQOiEO1iAYGp25jFMLCdyp1Ud2Wd53hVDCTF7XrN4+DcnxBcmX2Mi2Jd8Gkce71VOFPdG4KQwYWV5H6FdJZRd1JV50/IvhRV+BkAlEIBF6rU2pDRUlfpFPhdG3nZu5Ic2Q3CG6aZDUZFe4rdu3gSLToIeyiRvOGM1IpdRHDR9POdfN8F0lDlXJgIlBoZeZJNvIxMxHENzGdSHfVCHYhRKO7Rj/D+QYj21d220akmVdXlycat2ZHHCBIKjcGZ0EmGGjTYAKSVyFJhyZoSyFLWiClDWgXFXVTKgOzEHgSrSgjYVEpszEVmSFXOyBzWGSAFYZSjiKJ1zFHoRKqHgKS3RFmlVVA1pF6ohEmqlFPIDgQLZgyW0ZTUxKV1WFCnIhZhmh2XHkDR6hGGJdEfYgcyxd0XkhNE6aDzajDEaW9LQkSQrjDHbkTDKjXjhabKHda+lkTmJfT46d1+mkbpVFFLZkm2ndRyYl7+QHfhSe/CgXGTrR/nSHdMhMBw3efulhI9IHRETNVg6iI/pdgCAVQ91hScGbh7GevWHMOfEbhVgYEvVd/yJ2HtkgDAWNiQHxGshsES7GV8AFkEHpD+z9EO0B30PR04AdGBGpG4UpFBO53mLunq/piIFZCYJ02OyBWMtsppfgIn5hmxhVpQhV1Ee4CfUpGUvqEW89GlEQABqEQQCEAgw03DJ+Wq+YX2qmRPopCoxpUzUKguMkJGGRxMsVEgyQIFA8gBywQOIIUuNojlOJnEsw2RQoDuM85y6ERJURoOhkkkjEQzUOEgPAgHD2wz3IQXUuTiXIAHsKAgR6BTzOAAucgCMlAgPYAD/Io6KAgcdhEpjJgAiIwuEojuOM4y7IxeEAUn3eJwFkp15cFQgkgQSUACKN5A6upErCZEjSkv9SpqRGfiGe+RxSymQzviSI1mTzKOHV8WBuriSLZug0YhqkYWEV0ugVymiN4mhH4gaP5iCJwihIhqGQbmhnkOG+vAuqXYl8vFc78eLT6JOQUMw9YRG9aEyFZFHQmAi+uCFVviUWrRSWUiYLRUgARVTjHc1NjU3CKFEtppCZ4IdDGRVnUht3jWZ0NR/YpIfNdMkdXs3R0FR1bCK3Kc0nUs0bptR+FSqgvh5aXubwudvUvFAlVtuyoR5T/Z1g2g/AndDfDdxTneTB0WT50UT3lUEJqAEMKGMoXEVMFlzViVUWkFWgweAfPZIKdBWXxQSYQZIaHY4nDdIgXU4iyMAPvMD/ozjFDEyBIzlSsApCIohAdlbVy4WZYI2EHMBcJThOSSSkfFKODAgCuAqC5bgnHaRZmu1Dx/0qszZSgVpFLPDnEghACxTg5VSACcwnszIAXxHnAkwBIznS5bBrDIhCQqbEAmBBEiSBKVwACYiCmvEZ7aCoqAJph2rokFLsiQahiProEuJSx6qoh4JsyKYmUprkqw6dyQohm/0kTopdy5KdT7qsxRKlUDaP2lloUZ6sx1Ysz87K3O1HeRgX1LxLhlGl0KLhFwVII1oXVtZbFeFl/4ClmVjlWJ5JSKXlq42bsfVUGGHM3wHmi0wehOQHKtJl6nVJyjRtRz3MfnBmX/Zi/y7m4n3p3hLV3klFpoUZ5usJ0ZPo7WL+Xg1tjJTWWhLJ3mNi5qNm5hV15umNGBJBzOiFFBu2JRmRyPRt0ojebC0FxqEcYwCUQiwgQY6FwA2QX/V5JEocxSoAyqEhR2Ix2RgwQOy+lSBUAAPI7u3Krg2QgqCkTsppDm48AA54kgwQguwWYCWA6w+oQVa4RLL+a+McrwwY0qJ0RVdcEiWQYDwsACCZAQNkwVpkxQykAuWs5+2+FbDinEKiKw5Y532yQHWagX3CAKN03BIQAiFUAv7KgH0WYPFWQiLwgFzYQnEuUuMoqLgOwcD6BBpUgcJKaADEgj3kbIrqWcZS8Mhe7P+HKuXvHKUFbyzE6qyKZq5NamwFi2wJv+hqZqwKY3Da6SjN2WgMw7AJz9yM0rDVYdPELpaJ5pkG/zCRqgt2HNd7ISmakN57sROaOKmx9cvVBB+sDR/q5W3DFK2rxUgFgZgiXpGGea1+uE2DNN5PraKa2i2+eVQjItV2lBCGZNQkri0jMpu9/Sna7uHTeBvXmiJ1OcTVkOIpcqJz7UzPbJtX7h3QeKK6uQcVwWInzqKdtiklpl7czkfUMHGGNBUwgqqmlTChoMQGuiYKuAJX9YPoPtzKRd0xZTCsUgE+VDBkcN8KqCuziusgLYEMDJKYbdlIXEXoVMBxLoUmKOcCyMP/PsDRV3Tct3oBDGBFSEjONcaAPdjCOIgBwYrBA6QEO1KrGNhCNd6yAMDAkZVEutbuGRRzK9iCGKyA4rwnx60AzDnZNmsCN3OBI/0AKsgFvC7ON8/AOxPrJnRSIvwAKTgKetqy42xfPDAZB+AyDPjYSNhAhCasBEzABXJyi5ruCvdwz9omEEvsBaNuEq4WRmOsMGryRZNoSDthyqoyiq70Cfccy87sprxsUMYszAIl2FEwcfQuzvZ0q240UCvHzzplcn0Hc7VhokKXtbkHF6nQGKsNfKTQvVTpW4IpDuUpSpVlo2qpvVm12QBmnC7VfuyXDCUfikjYdZkMylSumDwu/9ksX7SB9eV5DN/m7WCacd367WTa9ZJIZr0Y7l5H2L8kJu4J304hrq/N04hJ8qZ6SeVG6hJD12iWyeUOo0i/sAvbMFHYQqmeakiUcm1+7G2CdOpmQZHZdJ4Ecyw30uJcDrMmbyOxjmApoI3t6hnQRprtQlVszlb80XrygC2IHDIngg14Zygdt05wJyaBJz0DJwzUhepwwSPFgFyIQQji4+QIQLmm2fM+q8P2UT/08hnYw7t6XCHdtjUAEnBmQXjDnD3D8i2PpxgoSjiy42+3oGE8AAV0gCmMQAZ8wEHCoEuPrAd39AZ36IAH6YGLNipbtMiGsMpeNIS/dGavKKGhpP+LXrgM1/AWzjAV3uiHe3j27SijeYtG73CFs3QQr7iB24SRoiH+oFrZLuka1hdUWiokemm/GJ+TCMxZG0wVN5eQJ/Z/eemvSdF+AKYTXS1kLzUboqFVLluBrAyVXyoJ2UdTQnIc19ufCswfv1Qj41QmGmqi5gxUHowqopuYf7nTdPkoXkwhX5e87dTQOO0jS7mdHldR+eIavynbApzZeGo0mXTGofhS7M2NhcCOJYAApioKkO4p76xPN4Y0ivhgXGAstELE9UN4Zs6ngEpABjirhkRxYuNsbN/2yVUsbGe3Pmt2hoqveu9xbl9ImBGNkTqYjU6/MnSzxPoPUME3muP/A5JOmoXOQYeEXGlCtxqSLJT3EgiCPXO6NQYwCYLZD2iDLTyvk2lDKEVrPosAKcyFLejCC6gAFZjrgk96FJ54UMs0i5P2j66wD78dg8P7hKP0vKMwvce7Eia4g5vwSt80Tee0u/M0ahO8CB96zarmpgi4ukt6u0c8YjBl2uhH2Z6bRt0QFlNl3y1bl54Hk19MVAdig/UPm+JeVx+eLHbiBoERLfKhZmYeX5aXxmPticiQhEW16N3XZLfQYnORWz8bWKu1gyDm7FGMjyxY7BXmYAb26xn9H2LY3uJeYw5R63UY4sabr7EeY4st477TIl7t80n26HGlaWLuvl8K9n3V/y5r+kgQAFaJXwNqAmjPAqvugz0o+L23xW4W/FLAxQuGJ6/mhK2MRC+T51CcBDpz3AzYlQ2swArQM7OHhFpwrxl8gwzYwAvARStQ/i4rysuxjuWzTkPThbJ7HHGPgyygjmFhUpr5KrQDOz+GxOHYsghgu/1WAA9cxW/Kd3tXgkBbknSbOkrcw2prd6G/YL6HqNsV+Lv7O4Izf0pL//JjOMcm/PR79L/nbINraAuXJMSL9ohb+sTlaIhzeI+a//gnnQ5vPw+nu94/v/y3+ItHiBHbP8gkMUfRF9biYpMCxDtPAgkO9ITPIL5T7/DxO8XvHbx3DiFKfHdx4imJEC9ChP+Ib+I7jQ9JUiy5EKXJjw8zCmxYMKRHjBhBMpwpEifKnAQhLjS4UydKhTRlHoQ4sCjPiS+P4uwJdGhQoDhr2sQoE17JmxZT3uTYtebLnB+vguw686tCjjZXilzb8SLYsmNnvoy6FmRaljhb9nXo9mbcqFOlFp4qM2lCpBhPiY0ZE6HLgQL7VY5Xud9lzZg5d+a8GXRm0Zcxkx59OnRq0ZZLi973QASGMiXU7IvVTxMSNCgC3BDTT0y836pNezZ+3Dhx1MvjbcpCRQ3r0Mips/YcT9MCLpUQxPjd+rPlWAs4yKhwRnrnB9qXmDFTqZKgSu8TibAnOtZ6DksEua9gA4n/ffbBrzJbyJNBBgbeE4ASW26zTpMZuDCjAhXeCW+BE8wQQBsxNAGDBf4YsGGFFkpcoUQuZDDjB1RiAXEJGXjQpB85uBBEgDPm6efAH0gxcD8GYPhuMx45EETI9KxLT7npqnuSuiZXO05K1aC8Esssr6ySuS65/FJL5MAsLszqxlyuTC/RLBPMLNsM800tpXzyTCejVHNOM/FUk849lRPTT/CmvC7QIqckM7wzl0S0NUUPBdRR0xil8jQmBYWzyzTrrDTNTj39FNRQjyMIroX4qWmykPLCaKDGZIKLKMYiE4pWqpbiq6qwvOprsLjcIqmmlBoTNrBiZ9roorD2Wsgq/2bNAiorlU5CjKnHBMPrMcRiGmknXwVz1lepSl2qomzN1fanhMRN9iTAvoq2q5VMcteseVn6yiS1Qvr1r3vjytdffuONC153/yVJJGTdZfaviBhm6CRkyz1VW2orrnbYbq1izKWnDqqV2Zs88eRRQvPEUtJQU5ZOlxjQKCMAQL7TJBbdUCjDty0L3RNU5/wh4M5IOY3FxkrO2/FR0kgDkjvvOtPsgRVOgO+9qucTpL4BMdPEQBWrNgNJHjxcDcgEGViiEgbQq/Syos+LRxfOxMiwEgY10eSBEN+LT5C+/Z4vkR9E6SfvJSqYscYb1caNPEF+iK5xAYa8jry61750Uv+dNz1ZTzvl3Hlz0AMVlfTkRPccytD//HRTN0V3nUvYd0b59aAzZZ1P3Ff3lHNNb09dUCvZDH5NTBct/vPjUadd+dzDI9TS2CGdXffTrVf9+uyxJ86mj5fyKdlWCQJ/VZ1ajUz8xeCqOKLxQ0oXpp90ygixgGuiSFVrJdv/IMWAUulf9LuXvzZSlY3VBWQiiUpkPOa+jD0QLY9ZjFHeRxCJvW8opzJMUAZTq42tamJaSda+UGKRZLVlL1cJ11tIqK+qfMUtBoThQ3</text:p>
      <text:p text:style-name="Standard">Q1QxPCqoS7oktVuAIYBfYlKx0ZFkeCRZicLLAwHVSgxeLHkyKuhX39cwllmpe5p80uZaE7Xmb/LkMAEaAABRgIwB3ugIYQ9AADGLhZCMjYgw8MB3mi2p5zoNOoQSXvitgpWnesM6nLVK4CMBicoXRRubSZQAy2qAyMEmEDWbAmbuOwxQxWUB73vOcH+uAi4zhQiR8sYAoiEuR1iiYDFQRnNPHI0BI4lEgYUc1vsYRP4AYHIxnRaAadzBHNtOM4UhjJDAiY3Cb7UcgjCWlHWbRjnEq3zN/lkXrNlGbntFdN4alsdNPEnu+kh6luAu+bn+sd7XZHKS1Ss3XorJ3t0jm91a3MdEJbksmoB096vsme0MTnpdRpqXmKM47ktN40CVpQg2aJVCExFaswYsJTXUR8MlnVCIno/xMlruspVjFgrDYSsvndBWErDMoNjfXCkJDUhyHzVmGk1dJzmctXZOlItbCCMA4KJlw0Icz9nPLSCxYwMQ7sVrDsRbGD9etVJ1GLWJQasHZphIQA80i9bGpUgemLK0VV1VOT2lGGNAysR33MBdnHRCYaJlfsUgr4INiYwIysZPoMaJ/+ObwtVoYAPwDjXvnaVzAG4AOtGNw9qykqnxHgQXKVHuq0Y7TLJQo1BzrPcWagN8l1hpH22VosaGSLViQyavtxLHYKVDkBUCGXiUDSkOJmmhmkwmgiwE089rGHeERNQwKgA25wyyJUFOg3v9FEPIRTmcKdRxSasNFqRTGeTv+KABXZ6WQFvEMj3NS2t61UGmb2kdzL7OM7mrMmp/q0PPFub7zMPGin0GtFwqIXVO0EZzTnO0520ted2VSnoXjnPPb6l5vPDPA171TFO7rOwO4tcNLIi0dl8tfBziRwXRmsXsXyrHrtTe+GNdzhzDDUVTg5CERFPJRU9cTEInaf+iAzMQyaCn0FibFUGnKvGk8VLTSEYvvAJ0Ufj6+DAExYRqLVPqOy8CbK2qlUKNjji/JlplNtypSX8hMpV3ChSdzgVEY41m3hz6R0iaCYeTqWGq5QpzMkIg59qEIyszmFX4VYm+EMQ78w7CxH3OCT26pAnUSxiWtZiEVo+hL/UbH/wuXV74PrGbzh9iOvfpX0XgH7WfNm+Hp0jM5c6apP5W6nO0Q6sGWk27T07CFCqVhCI2XxIE2IIbNa44wtxFDreLSiFTMIZX1I8Z2ytdJGYEvSbTRT2VWLYLD9uE0u0fYDOtzNQFNjUK07o7XgfChEMqrMctU2j1L/QBu2sNGqeQDefgioMsZu5C/7mJkXnAEQgyM2hgkaTgnTe70F9bCHS2dhbJ7Tm/iWnX3zW87hGVygCL+3vy/McMjK15wD3S+a8vnwbFZ84bnDePQwvHGJe5yw/hz1eRs88HXmG+Upn+YUFbovgkzU5d571a3mouI9hyyjJT2Xs+Y3FmCJlC9r/zbW+h6jK6hCOafmQ1+MrUwup1/ZVyRlYsEMM+eczqTqPD7p01t8rhn7WWNHHSIJqW5UtVQ1qlW1C1fbJ7Ah4wvtcEdq2ucu965k9c5CXBVWvX4xF5u15Q/UFdYtaHMui4xkGFc4NSnMvLheptZ70FpiKwOD3fRGDJ9tBdAaLnHDZmEVF4rnxUu+7QkdLeTEBSQMSFaafcTjtTESwSOJSzipCaICmuWM1rATD0+IwdhLaBFmmDZtIJkhEadVj9Q2BIPb0Ig982kl9LlgOMRJ59FQC9F5UL1cyf2mR798pZCebwuuVZJCayPTA37QAVOMAApXUDDH4Vvfkdt/3xwuvf/KSQ7w/mcvvk5O0Rxu9Agu4iDuvQTuvuZvADnN5C7tAfcPoCas0yhQZxLsvzDQdzTQrhKNAhmF0ezN4kRwAvUv/07QBAuFVTJIgVIlfUpsXCzKycDnoYzspSJKxuAngejny1wuL/xlVV7Qf6Sorc4OfxYGf7Rlo7qsWYyIyV7CosRnXS6CrHiQIpiCJH6qJWBsy4pwCo+sxbJQh8YuVsRsLvKszrZihWRoDSnqWY7uDGNozHLIDc2MKv6ixn4QMLrQCftQKsCwKfynBhdqfarFx0Ci9RKt4AAsBDuOePrBFiBvZTTDZnoDG+5GuCTwv9pL0yxwwUbw05oGjkCwtMr/Y7KWBNtW7bIyY9wARwT2gWbw5gEIgB/6wRMgr2tihAeSzblkQLv0A2x+4AUeTRf2oHJkQAQIIJEaqxISoW52626iZkVkwAYIYBc4Yz2QQBlTUUYGZLm8YHIax0fArzwSgfyCI7SaEbpWYzNsAASSAB4lYAI0obUArN8UkP7skf/+LQW3iXQc5R8B8ODwEf8EbOI8MQIhLOH00R8XEL8KUAAhEiAX8U8yJ5087iL5aQQdsfE+TiPzS+QYUCLvrwEnch9PEiW1JKFQbC1GjOZMSHwKCFbKzPASaCHyYigMKCz8zqNsZYhCys/wcKaGjgq9DMmWxejALl2YDiaOjKYg/yOmdkVingrsevINNyaBkGWh/M6nXqwPm0Wr7M5gfiWIWIIryi7tyjKppOpW2C6ruMUsD6YsFYbt8CXv/KKhsqXQ/s5cqlCDDi/JaLDEsm4m4ErxHBAkSXLB4GkSweMykIACeMM3wotMNEyanOMFUIEUF0sCVWlChsA7ZA00omYMGKA0VaQSzMY0bSAGHsQWpKY9zJEDCIFvZsmRMOOVzKY0O8k9VnE4DuS0BgRvWGBFWIQAeA9GkK8CGMCSKmAMjoRDLiMWdEEOVK0ZdXM2Y0S35uFFtu+UYK+ThEQMenH4bG9FUpMQGIA5ZUA+JMe6POMHqoATTCEJJKAEFrL+Sv9yE/uRP1MSPz0vISMy4AgwAQ1wJBHyQPXLIRfvABWzIBVyIBH0/yB0QBFz4jbQAzMwQzG0ETk04yCUFPORQQF0wPgTBU/URFGje3rKokiMrUgFCg1PfjpGhcjK0HoKfqSQy6IFC2dOiGZuRodwVpxQJepFgFysLgJDJ7twMBZjBncirXiSYvwFgC5oJ56Cg/hwfsqqR/eiJnoIDody7MIMDdduyOZQXygKzeaQzkioTdVsY+A06PBM72xqye60z8SFiQ6RxWCM6Mrl0BKR0RLUAhvxnR7xnxBlHyoxFD4LmgKyw5wj9EQOeBIQNyQkbc5gQGIBUQoHPlaEP+SDagL/qfbwBgdWRFTdQwZ+gAVOIPe04dE81QzQ5pLeI0kyg2aMpG46pJh0IW80JHDYDZdCKTX7xgzUhjySb7c461KnoDgviWqSjwoGxJbsY2624/uka1XZzRZwaz4+tW8C5wVawZliAAuIwBRMIRImAJUMdD8XDwH9s0RR1CQxjQQjVEAf1EIpcl83UkL1lUIX1AH9r0HrtUAVtGAf8mDtKyM7smHv72EtsnZATq5C8l018SARVl43lmMxA0afoiXdLH9wcMfQooi8Z8vGhQmNEgs5piezkOfabKKW8KVmjqi8xWVzUGcFse/0Z9C6rH6kxYhwtufmzHwgA8b4EvDKJUsB/9PtdEwuB+ZpJaouxe7tCCbuxE5f3iVrEwbt3rJfZBKqHOIH9dDlrswva1YvAXVoV9aiGmgHDcgwPxICF7EjAeWuDKVIQONubCYEbmCwICw/m6kTCVUR40k70m8ezC89dOGV3CM+5mNvuONy4qFbV6D63kMGGAEGHuBU6yOx1mMKLAlyZWAMWO/1KmM6dVW33jMVzQAZRWEXOLUfKKmTUlMEYODbeBUzEqk6ZaA9PvUHkCDZjuuUImRCxDM7tsNHKoNrJokFyqNvVhUJak0MbvE6HoARgsAU7HMPdmH++K0g5zVFLbNj+dVgAVZhA3REF9YgBbZu3ddd/bVfM+5i4/9XfQOwffO3vwK2Au/NQzkugN+3UjN0eUKURDtvf/WTXsvXgfcNxL4nobyHglVIKM5HXZTiT23wKDKI6ZCIy5LwxuziKvylMYJUZ0Gmg+DlXYjMfoiyWJo2iQZCInrsiIzFqKbSI+LSIYrsVa4SS52wg+6C68CQhdlwh9wMDdvyTdGMh9ZUhaKC0HAoTfMyKNXQDOVMzOi0JWrMa/1Qz/BUY5iCjHPU5QiRgysoIRBtUOkXIQ11TRgTeqpDOPthkB5VfznssOzoAi9sa7hG2W4DjjqDs4aLuIhLQCCv1u7GMuLms+4hFmBRE3CNuO7m9S5DF2pPOO4hHnZhFwbnPbH/g2ZsgZTfsx8kj0YuQxS8TQzmQfI4dQ9mRhN2QRfu5rO+Y0DiwbawI5P7YXapLZlaq9ZojdasVxQs17qsy9Xec0AUKZV5b0pi4TZ+j0ZydX5L0BPj9Xwn9IH18X4J8pvvNWPxN2H/1Y0xlpvJWUTRWZvPeX4bEn3B+UMFLmLjWXgwcmI/cp3vWZ8h0mLJVyTl15u3maD5j+X+kixcsmRd4mdLliZPOIylghZ74hQ8IaGnbGT4wSEqOliGIqd+Yn34wRNUyjFMyi8dgzF6COuYUkjh5+9GWg1wAh4EzeWiLGLs9KZ8Eul2wspitKyK2GfBeISqdmrXTqveci7bMiyt/9aplnpq6W5gjFBqzZJZgggvo6wvi/glbDSoCBOBnOhFaQzx4gqyKlRvEezxOIXgBFcgCUrTBJpS8Xh6MIPy7siULQOVSiM4DtN0CPk26pod5ziwe5cyKUUjiwNR/ChRMafkFEx8LxRfG9h8C9qdNTad81V9zXmeNXufHVSB5VmgA/qa3TePOTueS7t+76sDO3S1Abi1Bfi1NRaB2zmBzbqbJfu2rSmCG8hFh1SheTrF0scxANHpRIESJkABIAACdKAOEuodqMAIlFsHFOAGCKDEdlhbUnqAZKWqcLoPfwLvhCxJD0inbCIoWIgjqCwKd1ony0rHCEgrZCqn/lLwbv+OLNd268RbzqTYK95Q6OCUTJs4J26Iqd7Uv8/sLhD8LHgqwedUiOq0XyIajLfszNBl6RbjWchiT/eHjZ1ps9n5w/PWsCFbSfrXBA9r3hhwMxvsrPlru7ZLSaYDxhHbw61kwmh8sEWcAxuz3Z6Hj8v6rvo6H7XJm2mbsg0Xt02bgQfaxAnUnj27nFN7fdkXneF6yf8VnqNcnDt7f7Ocy9Nay28Hn+UJYvP5bis2jsNZzbf8yNucoD62p0hMi9vOfXCspmkurMP4IqBbuaW7DjjCICjBCHSgzxVgAgigJ8PFxFAaLliM5vI7v6uliJZFo4YwfljaWk4BfMLuZ4liWqj/EoKIdqchOiFkYivVNrsnnc9ugqhbnS3Fsqnh0qq4yqhlXam71tXjzkjB6ibDiujS9sqWtolUuLx9xUkdqFfGmq+xWa37WI6dZK3viGCn6a0/O66BvPHsSdvxdtv7GM1DFMdLxopgHMwHxcXJ66w1rswfO2EBOreNnGMnm9m9PLOlHN4rO6AL6z8XmM2t3V6r/Mr5UclHMsJg23g2NLYHXsTHabYxu7bn/d0jPslBZ0WzLDIQUUbz8mjXWzDlrGJIYgIIvc+ZWxRugs/7HAIUIBQ0eoCQ1OfeQQRAQBIugARG2k51VEuT8F9uTKWSjCg7GmofgAI6YAQyIAFEmkZt/3i8pTIMsdvIxHC8/6wqJfyBAOind7jIAtxL0xBN46ztxjQOWULr0RuKuV6Jz9SKz6KquVgt83TqtfSHAqMKzZimTWjul67DLdbJ4ViO7zZ8kcd/A36OsuBnShxv/fjHbdzHyfrGS5wzQdTDgTyfyinc+37xL9+zE1vKAzTMFZ6gJz593X2BIxu0Ox/Kkfz0vxy1R9/f6/3vpz20CRjfZf/DGXSfHNbM173RcJ/MRRLam93dRb/03Zz4m2kll4ihYGVknWK4kbgmwQ4joFvkDZ0ARAHRWUUURCELotvPadpoC68lYx4RgIAERCG99wUQn7JcuNvOMMjS+bQpV0roif/e6DWdY2QKZo8CCbygAwyACQAC0LtTAwu+e4ePIEKCCvEd9PQOosR3/N7BG4ivosaMFDte1Hgw5MFTCQsyLElS5Cl+K0mu5JiQJcuYFkfCaznwo02cKzsOlMkQ5M+WNCsOZZnTZ8uZPS/mJNp0JNCfSivePIiUosKKDkGC1MmP41eKYjlKxDeRoUmRIR2ShHiRIES1J9lG9NQvXr+9evf6zfs3sOC/egsDNsx3cOC+gBMnNoz4sOTIgilPvgy5seLNnDlvykJFTWXMfjMrtsx4tGPJq1OPZuzaNWfZpjUTZl069+POkVPD1l07OO7MwmXfJk4aee3ByDtvVp48OvT/6dJJO7+OPfvr6tS1H+cO3vt36sZng7fsnLzt6+qha2+P+3l47N3FL45u/777/Ln388dPn27W2ffbbuhlV+CA4iWonmr3GTjfaeetlx98Fk54YYYYbqhheyF5UlJFch2EFkZzRUSiiAWBOCKLEcHkUUdA8QOIERDcqEAWohgFEYmeiFKHAjfqUAdWNUEkFF0XwSMCCIgAQUJaGNG11kl0saQTVUilZFeXIjkklVYVPUBBByNkkABBMo2EIldsndICFpnw4UICani1lJgy4tSWSgWpSGWgQ9205lheidkTiUpRJZJRQX3pKKMhcfVoo2ye4tSkI9EEJkcmuWnkp2xF/5oomI5yuhVBGaU6lEkoVTklrGopSquhJYI4kVF/arpRRRP1iFdrw02YXn+XCbuafMUuF997HGL4mT8ExJIsc9Yy29uxjtEGnIK+adZgs8IeOGy1/jWWbbUP3mZtscYy+59+2soLX7z23tvhsxfe+26E/PZbr7PhLujvstXZGzDB5xq88LXPMrwhxPvypq/E2ia4XcAY0zvfxuN1LCDEEKqLoILe5VvevyqvzHLLir1opJoIoRhqTQ/tqquuNY9IJa2U2HijETqKxKJGoQgJAZEEzHppTSDJZQMIcEC5Y0+HWiWj01mHFJRbB320VEuEhj0jpgW5hc8LZUqB5h6qJv+1adg/vkMAAkdIwIRAdfnZtJG4ogji01n3Ojitigpq5ZdhaykVTyDF5HhHkDP1uNiPOmU540c9GtbmjE/OeeNbZmk1qxapmrPWVxe++t+/xsq0XSOq6KJLBs2MkCd4eUwhewCmDK6A9dW33cfEuxzYZ6EZHzy5zaaMWrnuPl/yx+o2J7yx5pXH4MWsYT+8xflS7Lz4FaNMLPL8ol8++eeLq/DBJU8c4MC+jz9/+u4fL1/D8WP/H/4RCEABJKB5xgW/ACGwfQdsXgJ9t0CTkew39HNYwvjDvvdlcIMa7CBkPlSQuNDsRTyDWUdOcqK/vcUng8MUTqhgBFjgqBQE8ET/VnTGBqTpYAIEEAWisAYrrjRJElCam6xeZbtAEaoqp7sd7r5EKzA1KlGeIJOZ0FQpFGVpUgSgW0iW5rcXweVFGzkRW8B0EkAhEXZjmxFZDLWnNVnqU50iy5R0tqhEzYxUeOxcFo2Ekj5eSmcwyWJXvGY2kWCOUaa7YVCS6KrESRIlUrRLVwrnuhI5JUSmwiTgHpK9bF1QQhDqHsnatT1xMTBjHsTMZ1bxjt6xi2OxcSB6DkTBAXErl/vBpfYkZEqArUc4IZulAikmv3/xT0Pqa6YwOYg+lTGzZdGsXzJPVrD9GbBC2bSm//onQQtGTJsVBObDyKk/cLqHd6WUHzvP//nOab6TlSOT5f3mhU38OXOf/OwnZ0YoQl2BCJAsnItYJlVJXa3Qdgk9hScmoAMczUIMPtSKq+oQUQgooA4qOlyb3vinJj0pShGxCj4SogaK8EN3PlFDD1eakB6hiCApVZNR7hQWAvBjpzZcyUojIoab6I6lBjmFFaUAhQTwI1M2VMMVUogiNZxCFGq4kyekqiJ8pNQiJRrIKb76IX6oAR786KFOjXTDn/BDDBWRald66CXErUWKmTObH6ditcZdxa6iC91TtpQkvFYOSwwhnWCrEjnMEfZzpetKStJ6STgeCixZe53rjhjXj5aQSpW8S/AclD/wKeuzIAMgx5hnWv9+Kg8fz+yXw4x5WtfaM5TDrJ5sv2Xa7gFPlb8sjjt/d89quo+b0GylAP3pzYoRt5UI66Y5R4nO1EbXuc+lLiu/2drdJhdeA8RuaPG5XOkiM5zH5OVsx2te7Y42veDtHXuPm13y5tO49C2ufes7mZmdiHZgguqILqkWF0kpcLxanEohKlGuQOSgp8AojtgQRz3CrianiNrUSOBDTyhkin4y4+30mFeG5CnDmmrLTln4JTVY8UxKRUpMw3JJ/c7UoaC6ikx1tyXHKlRSP21aRZY2ky4e6ixjJBzWfGXCEv8xj6DKY6ZC5RJB0lFRfBzVpTYJZbgpWVJZTtRjTbfXLcn/KpJjlmJnEXpkwN2KhTL7GkiR/LeI0Pa97XWQaJF1THFy77y0xG9hokUACMZ2N+187bp6ac52+tbOwyVta79zPdAKuoHXjNfAponcld2Xg9IcJ8uEu906B3eb0+Xu/0gdavFW19Sota6iXf0+89lv1fiB3jjjeetithrRpxRnPdVLa2DrOZ2ZLraxWzZCFTG1xHacKUhrdkg2uWhUDCGAgzUaCjbfDsEanQUY3ybGwqlKpEU84Uqk9NNM7VQhSDKJQr4cEnVbVC5d7W9EaOzQU6itA0dAkxgoomGuAXbDGjYK5KCcFYz4pCRmYZNAtzZVrOhOTTY8m5/k2pAf+jVs/0VZyGEV68KkOAooNAH56JQyNqqYvLCI3athExsmR35tK7xS3ZsH13DL3mqNG4biCuNSIkE90bO8E/ZvSUlajYk6t5Xup/JEA1xf1pLW1pste2FLae8ZULfnpYx5CZ2+8Kk3g7Y99abxe+zv6nO+nLY0sYONanXGHe6zLrV86f7AVjfXu6nm86hZLbC7W4ybETT6oYVJeFuG0zh09i6mMejnyJ998hr8UIhW5CMTYR4rr4IqVHNm4ItAhNsKyDbjZvKOayuADRVF8pvW4qsmXdiHYTmFCXbQASl0ohNSuEAJSqGWBdQADheYgFRRJ3ziT0BEOBh+8ZFAgSAgAg6S8P/9FchKNHjAIPpHkEImpGAAB5BADCtGkw2wcIRO8MEALiDBT43iq6q+YwYYMFMAkPTV2+ceEbz3PSDcFhMEIAJt0AGIgAh8MALiJ39xMQMh0AEGEAAEwAhtcASmAH4BcAM950ZGpjpB1yc2E2VPdCoSBoJcxmQiOEhssUiJFG8pqEgpKEV8VEeUQhUloRWOhRWPNGEYtxZPVEdWNmRr1m4OV3NY8ysOESyK92qrdHVJRzDDlmh/J3l5AWjUMlpVB3aqRi5NaGuN50ColEp41mdTJ0vf4izTE1/4Eh6Pl3YFRHlrt3dvtz7KZXZ5Z3ertGt22HeAd4d+N4ZWR4epxIb/wwZd1yWHf3hc8qRr8XVn9qSIvUZPWtddoiZrTdeGl4iJ2mFCKuImMqUrTHV5btI5zDYitCJURnE0NwIBQrMjrmIkOaSKQtMSwKJJMRJCUTNSSIIEdqN7/AcHcJALbPMBO0UALeB8E4Ao79B8kiABEzAXC6AHxFcGNSAJmYAIkgAHnQCBCfBvO8UPD9Ak3WeAv4gIElACKrY2GRACQbB7u5cLxFcCBvU28AARM2AMRzACAeBD+hZ9kiAFvwgHiMA2CUA3O2IC6Ed9iJAJAfl9aXADP6ViCGAmGOAFHSAJBsgHpjACLnAD33ZxPNeDGrE4eeU5JDmSSZJyeQU6muNC/4CFWC45ciFnNW5xWHcVOSNnUTmZFZu0OpQFR5b1SSpEZlAkbSdEQrBiF7rjaItIiEs5S1wXLqzGdPClWqABdaIldaOhPLFUaIhXhl4JievSlcQDlV2HLl7phaKkS3oYa870hpGXiYIYiGzXQXFYiHmoaniHh4w4d03Jd4hIiWAJeX9ZiXYZmHtomInXhE+oeIb3lHwpaYVniXzJh4j5lpc5hZgZDyBEECJ0YyWRQp0UYJgnYIU0FUaSiqpIJKRwYmFBcvgAQ6oYNKigBg5BV2sxRu8ge1QzENB4BEfgACHQAz2AflKAN/rwDqKwjM0oCjL1DsZYfRNAe80HB45gB/+ScAjCiQFB8I/mKAY9VEX9iAgGk</text:p>
      <text:p text:style-name="Standard">AZWIAIh4AQOUAL4cFR2YCYuYAVooAcdkAuSwJEyUyhGVX/5KBeMAALBeAFWsAYU4AR2gEU7cn4KmYBWwAMYQIG8VwQf8BANaCYG8IBp0AMUQIGZMAJv8AEVhyU3dzUcETuAZEh2tGQ0yIJuJiomthBaBmU0YSmBlFAu2IItumVehhA7qRBhxoNJ9CqVdGajclC+IoQw0pmaQlmXJWcRtISC1ojzlHXytZeaORmAdoWyVU+v9A5d2EDEZGhRCYjTM08NAzx9YXhjh3duR3lxGV6ZeYhvWndzCIdqx5Z+eaeUqYZzKoV5KZemBmr/etmXT0qVeuqnhLpNj+iIudZriipsviWlf+qHeFqobmqplgpQu5I7mhJjziYUC7czKLYmupMFSKNRWcCafuQlpBAksQgIovdRn7oi5BYlFYEEXhAAw1ib7EkBR2CfdiIK0Fl8VeMry1h8IbGMcHAmEjoQMVADiMBiotBDQySMBKAGzQkPXfQOVhSQvod9BEABVcAHzcgmjYMPM2A3ECgKp4AEUYCPASAQzSmtVGWr7ioFUMJuBPADQbB+AXCt8yeRnYAIFxAlDrFv1UdSXDNmkDSThEU5knOSELtYJilYnhKxMXlyMRlmKFqTetU1GBuCd7UqOUiyLOQVB+WTHQGU/5l0FoEypJhHO1Vig7SilEVXmIuKZ4ropdFTqfv0dK7FXeSiCfHwGS9wlfPCa4+JLWUXddZRlu1jGueidIhWmXPZTFbadpeKl7AmqOU0iXcJmFW7tWlqtX0otobKZ4d6s24oeIhpmGcrlwMkmYopmGfYmO3FeGi7W4NYh1gLp347eTImMyt0MyXkibEiYM4WOI+ERghBAB8ANDiCqiDxOu+gBteWNEZACeuqsChERghhYby5Ei5lrVhBAFGDsD5kjMrHEhV1CsLHjNI5EEgwfJLgAHEAV9v6AwUIJWJVN/iYAR+ACsmpFT6EjgUIgXLhUL7Jn2ICYGCwnwGwvO5afP89sVVSpTsiwK8EC1dfpQb7xgdAEAcr9QB20wmREI9ktQeeECdw0IxAllcnuzo9OEcpGjdSZr+iEoM2GmOPsr84aqIweoL/WymNxCpQsbBIqShndmY/qWZDeHmRVVlrhhZz9mjoJYmRSmlaOKmAexhVCIb1VEpW+Bm8EEt7hsG4lpa/lKVfaj5iaWiT1sJ5OJhTqLWW+beHSZd8+rZx2oc73LZhO6mSqrZdy7aAV6eGCLZ6y5aBSqmoNjEqHHZMCU9UHIlg2rc1zLc3zMWZSDMkWlBgom62aVCf2mRPZkdrkikEYG06ZARUUK6dQhKpuYqoIAbtRmBZgkYVQatT1Tn/67pTF6GczzqsykiNw4pk/GCsy0cRq6uuhWsDbaB80np+mVB8tamwI3Gw4gtWY1ImLPZuH0Wh+bgjC7ADcACBavAjqYOu78qNN7YHsNuMVWWPvoomEQEPDrEA7krKKgGSdBETYnGxHityfVVyxKySI/kRNHmTfVXMg7JxHbuSfKUlqPNllxRZKJs1OnFZRBaUHtgzQ6d5MTtJSRksaBrCgNmo2YOojWiIW5uJP+s9eQs8QwsIZ2DC6KyW7ryYHazOa5iG4HTBiPqkr1aJRdxpHrzFbpq1QOzEWUyY7ezQOjy2QVzReynRSGzRa8qmG03EQyx3cBvSjNnPdlvStrXC/5F5t4W60Haq0Dn80hvEmUZ5YysCmpoSYDftea/SNHPjCa3abUbRRl6leqa3KU3TIjaxmxjmVV9FAGcQAnoQBAYgBf9YyLBbCLIrU8KXBIVsyLE7Qu+QfIi8u/bpAV00k3JxVMGbFUaVjh/KKCwyA72ajwdhRZlgAG9QCm6zbgchfJ1gjmitcPiwi6isj55Af/anVF/1VeV7BBA4EZQl2RBnEJ0ygqPYZQaX2QmFNhJmsTV4oyz3gvqrZDLaSYEEKVfGJiOrkzr4oxbnJZZkKUv6zTuWKSl7hE0aW2rLhexcQFTqzzHNpUiHT9ARC2KwlcTtwuuc0ncKbBrsH+VTpf8yrMQgfdFt2cVP7MEJ7cNH7GkTDbdLXN0ibcRy6tFN+dF/+dBCrN5lO96TOcXMHd+LGsVWvNvSk8XmLd7Zzd+ZtokY0Yl7xGwushHQBqoTLJIsYUOwqFFsQAo9ZxAPlVEb9VWUi3Ml5glDVERGEQP1R45VPX2dUMiLnJNfXXxgRLvKNykXscjf+Mn+1iM059ZXlAB7cIPlR5AKp7KJnY9tJXzThwhHkAYkoCljzdStSRIvYAz2NxCODYFiYJsHMcr62LkJrBZfMcwlGVjNrOUvGc2OY7E1ycwZ68wUC3M/wdo8WjOTJSMHdYTe3M3OBswfWJTkrMBSVLPws2dJy2j/krnEUzmoyPV07szCijG00dKlxyKmd4t1WSqm0R3Qym0yj76WvP3d/BTTl36pDR14nP61XKunLk3RTIzR54TDhxrR/+zd5I2nPVzqcIfSdRvrXUnSkAnDft6XLX3qMM3rmY4ynAnGNW24ool5SW3sH9YoWkV6E/VDPnFtKcAGjdu5N71C+ICLRbSuJiA113gEh+AAZUABIBCdqjt8zLkmp7CMWV1Rwiq7DtWbhyydPB4AbJUU8rjWBDlQ21omfBC8OJEWU05TLlWRVd1/JOAUQ0Sw6wpWD1F+HzrlMrI0rUzKhfJmRUqiPD2jf/TZK4qiMirgAAyxJlhluDPyoc1l/xvfZCNvwDl4cAwLKy/rJWaGc3AWbgYnMxLMzZ+k21VXtb0thqv+lY/a666UBS+ACnkrwtRBLcn921S8z5VutwLtd+uUQNONhq3+6W3a39rN69y93/oN6u/96jzM9a4+6mJv3arO9WqaxOwdxOt93ZW56PQ93zsLMmHJ8/g90WBP9lvv9/30xZxoeZzHos62RZhtM0raJjJJN6p3BkNHSUC9UQ9upEVmsiKx1BTRrkfAB+J3BWJwx2MtnfyQ4tUrcc8J7xXVfJZsfFghrdCp7uVrf4DQZjs6EPsGyjKD4z1Hoq2cyiORUjEQfQGpjecID+2b8DnYOSvmr3vQyhIQAP88sq4PsOT52CO/PGFXw3HJjFcvt7GOkpKuuRMPa5PfX+biD82MVbGU0v1M5Eg4uHCrI/40z7LhBpQuL87jXOwy+4F57ksA0U+gwHj9Ch40mJDgQIYLHSpMiFBiRIoTGza0OHDixosdPX4EGZLhpiyr3i1E+JBhQZH9NMUDdIbXO441KaLUWLGhrlix+u0RA5JlTpspdRrNiZNjy5U3iR6FWPTpQTEsq+4SaAvjvqG2vFpdylTsxT1l+2GNp8mn1Ili9vTzqjUeW6h0h47FmxdjXb4Z89rt61Tv1MB3WwI2/BHwWMQ6GRcWfBiyX6FQ8Uod3NRmZsKUB2PmHFjyw7D/f5Na1jtUtei9F1c3rgw7dGPak23Xxn1bd26J7/C98/Tu1Dt+woH/Bm48+PDg74gbZ46PefLoy437dv68uKcJOiBAIPOBwCl+5Mk/91RHwXcdEwg0zw5dufTknkSAQASEhKh3NkDAuYCEU+CBBx8CWqhBkkImEIUfBAGcQAxRPGkOhwQvmMC5UxZIUAIGieOHH1E4lATDdx6goIMRMkhgj+GmYw7FDqTI4INThvNNRhptFK484Mp7wJgjRgiAP09CpPAdAkRoAxE+AhTlQQzVMFBD4WaIYsgSrgxBxQB8fG4GDIYssrziztQuzeLkOwU57J6Dbk3k1nyxODfp7DE+/+J+q1NPPM+7k0/h4NGT0DjfhLPPN/9c0zl8GBX0HXhwBHPSHl+Ejj5M3XRTz/g4zQ5NNIMj9bhGhzN0T1GPKxW4jjJCSrHOTlsttFkTiyy23XYtiiQq1MD1NYXoikUMSrKgAp/MDMMVJ63ECMogoBzLVaRmlTpNV9A0E+vapioTSAytCNKkIU2q2ust13gVTZNxOStoH4Y0KddWa9nljS97b9V3371y+wwy07a9ly5bF0tN4GVZ8whhbXUreNeIa5sY4pAMrvVVizNeVzaOL3YK1oVLu4xdf09GOWWVVU7OueJQzQ6+Ru08brgz53TU5U9Hpe46fozwDjw6+NNzOP98PAlFAXMg0KEOUi41M83fGn3UPzj0C+6HIPhwwQNRhhNFjfsywZC/BfSAw0MCxDDUPhAk8ZBoC0v8MDkHa0jCxFPGDlANm3E+RcYVWxRUcBYx3dO3GSggE8342rQBCykkKEEULMkE5J0Jn8MHwVwwJMByBMhskLjhFj/CgC+ze1FTTecrjlAzzfPxPDpnz9NQ2ut81Lfd87Tzd9s1xP083cuzdHjpindceNmJNw94Ps+ktHqddean91VL5f5oVusD35PX28TxTeSme7nmTMuPj0Jqv8VW5IZp5ddhjWM1eOXQSPKHgKdU0stL+HcSihmFZAJ5wALGEAP/iUFeran/H7UOSJp+SQZ/rAHNZiDSEK7cxCcDKRe9cKK/pjxQFxKDSz8+yJJ8EYyECWvhyPBVrYHZ5jH2e5gGLYhCplCsWzysWKxApkMZTrCGRiwZEQOmxHvFb2EU9MwPoVjBbNFPNvO7YhFnGEMubtGLXWRLzOiTvuZ4r03WkZlw6ING6njPOm3KzvPEx52gKSALm0Oe6fihBvWwpw7joZnv1MjG4ODjPvkhgSdEgYatuWAU5HkPATDQAVOUjQBIGMKQWCSG0CkJAR0g2wReNjcPrSlE75hb2fjBoVyMAAqAIFr0pKMjKCSAdzqqkSzJ44lTiMlLwyEAKtQgPgJ58giUQ8UL/yiwtb7hQw0+kpEkXPABVPSySyPYUp6s6SX+GE9NqnoT4jzFuRelyjm6y1N80Hme+DAqO1MT5ID8ZCV2hoqejdKZpswpqXsiyp1qNJ1vwFS75LHJOKAa56feOc/s8Yx7cBqjPbdXn9944n5RGQ1qMuatJL7vfzsEI758pYZ1OdFgPvHVSQ4mK4Q8YAUnMEMiREAKbNGwiR0LGUhRw60eZnR+/QBECYpAgy74IRA0gIIHBrIGF3TBqUbtghZ88BN1RTCG/XhACYBAgwh8oF6PGRcBQrAIrnr1hSG9qr98mLJ8LZFhP3RhED3q1rj2NH90pSJOmahXi+XQhkMEIhYDe/9RjLH0rx/jFsIQa1hhLdauc4XrYF84WcpWdl/H0ZnNsFPGRqXKOo5LnKPwCc43Lgpo31EAG4rmqFOg4rRMqwPRwAdaOfXoPlfbzzvu04lIlMBFpyDAMjNBtwbJKG910JySltkJCHWTRGVzzpE2dCH3KDcInSBSAsSQvVPEAAU9OFGKBie+7BjOlg+4z+CcA4YxqS5sCwhDABIQtRjUoBNq2wcSdgCHJ5HgZfx4ACOCgAgP6eN0o1NdHG80g08SSU6YgrBy7KbHAZknec1jHjkzfLsK96h3UOsTh8uzvERNqnYNhd6Ih3epC2s4evK8XUBlbCl+ukx7pA3f9+aYY1L/mdGgnWLdhGH045wBx6JRZGG/rrVRq771Ih2Mhyc6aBB5rWWnlh0L/whg5STDyyUwKQlNTHblgcwgFUswQyUEAIN+PFCwirUpRvfK18RqVMkafYILcPFUP/ihC1/oxQcNUQQ/G9XPUv1gnE9WkHv0gKwRuMIKFSYQTTzACo+O9Bchi2XGjvmIXlxpFuU6Z77WtdR/fSwOASvqUad60x1F4g3JDMNZfzqKkRWiFOWsaHDtmonBavKtg81rnaJV08ZG9rFvEzPjEGo60ZVwdM4pH/FNB40+phR66lOHoKEWuWYqDyVei9pZdLJoa5Twy/yDSPKc7QidMEAGekCBNnTg/wh2qOSHCBA5OMDBAGnoARrqbYAOdMJEziGlKHskigMlaEETEsMMhtABSUihEGXoQQ+w0AHKvUOZ9j6cefCBS1siIUsGz9A7UEck8szt3yUQAQYGvKIbDBMe95ECIgzggBCIIARtOAIisrucGVwzAOcJDoCFRCQjqal3z3sccoB8PUXhTFO1TVSeAnWoO/VzURoicTsFxU6ccd2eh3onpHxmvYC+2KDmW+g4EeqnG29Hx70TlKGejuNWWZTOGQ0Lk/dVE3ohAQ0oQHziFR+AG4jhq3VONm1G+mZUxyIex3qBSp9I2ITMgAVoNsMPKDGsV9+UXwCkPJI3CDLT34+pRf8NhBagYAELLMICHpBFPPZRiic0gAkNgAKhG+EDtPxL2aqx9FAjMIrHP7YfBAjAo5l/1uNLVot3RVlbaW1qvwq7+8RedV5xLX5ZY//UuT7/pDvN6vSbn/PsNz77fehYFNL/7/LbPvjfj2pO99///++IlnkOzfKNNIInaNOs7Lmes5MoNTKa9qECI/gO9nAP9onACYQABXCa7kk6iAoeR7kt/eAPMbgPSTDBTBguCcAALCAu4HgArUEEROg3PpicFWwu53iuugkRUUglUQIuUUCCSYIDKWAuOKg4ygEw8WIRXiovJUwAT0CC0aEbXio6LykODoGDTpBBUyBCKXAAElD/AzXgD/RqkhjMuRgksFoSA9NhsNQpkszyJQcLsgjDlB2zOw5Uo9hJsRDbw0FJHOFBk+UROfLAO0BMlA3znQw7nhfTQxDLHeIxnamBo4FqQDniMYp6KDysNjYBsvMRsp6JME9xH9XDjCWjH5PiP7LIr8NTvFZkvGjxPgBsCC37KLcSoDAzGSSKh1aQAy6QAQaIAWgRhdUbNgMixpJysr9DRWPUIB0iACvABT+wAB8oC2jRvWFMiAfiBxVwAT9ohAYoF3lBv0UbCF1wtBSAtL5yiWfEtGX0NFmEPOtrNYCZDXWcx9KLv2RcP/W7x1jbP/crtmPMx1h0NYIMyHEsP3ws/0j967SAmSKEZD1fmzVgc0d/XKvrq77Iy8iN1Mh42KyIOiMxGrJCGkB0q45BUh8YC59H8YQIDJqmIYVG8QRxWw8dMIJyU6g57Bm744dDwhriEIP6mhE4GIEvRJBMeLjsUAMT0ANQ6gQvJAEpSbm7yZsMuUMOeZIPCRslYcoZ4cKdIwF4UAPzupFHGbkU2RFPQK8gWJEPcI6VKxICIIAz2AGKy4SnvAAmgCWlPAVPCC6gi0FJiLcbWJv34BJu8rBeYhymS8C645zH8ZROqR0PUyd62qd1Gq1/OjtFCZWxU0Ds0EyqSyd7uroi+0B2mkS2S57keZ2pQxQ9mTtPEZXe6f+xUjkVOPmm7XCjiuK8hBQ8gcw/pDA8FOiDO0CDEOiBEDBO5PyAVoiWgeTIyZg86DQ/n8A8zSPHjKiKeAAKMZgHyyOMzcOgg7yonmo9nDKEDPADGmiAceAKW2CJqhIIUZAXpsIFRFOheOyihciqrUrHGnq+S+Oq6dOfjkxFL4O/UJPH8CO1fTTI9mNICIXI73tQByW/02PQA5XQC9VPfvxHD91QJZq/KurQZiTRhpQgjOQoCtVHeHTRF2WZNGoTmSy70Pos3MSnD2NA9tms6PoaKpiFWaAD3GmZEAmdTnoo2bkTHFmeIwkRzfqNPfAbfuAlQukk2ZKUUyKfG8kOhiP/GlIQA1Ionet4B1I4UtliH/IhEE/QnaOhECY8KD7pS2Yzj15CsC/5Gs15MR3tTOlCDgoJkR3UEL9MLqOpUz4hmoJqnTqhnUepsNkhUgxjxBqzMD5kMd4RMUs1RAUExA/bHRILntkB1T5cMdtRzWzDHm2rzZXMREz8HjossqgLDmczo/FBqFGsFlXDqIdcUJbQhOEsAa96iXKJBXqBlqCoUADUMi5D0IS4RV5QlpDSmDZjCMcrVtKj1ngIihACi3iwBQcqiLLwiZeICHqZMqfg1opwl2uMFk2YB8dzVm31hMYyiLTYRXRxR1SECKaSRq+Bn5QoiNfDTyjbA3GMFyqj/9ZwbBhtVQt5kZd6uQtbcLSysgXLI9eB2IU90L23SIl94ApNeEZc4KorIIhY0FiB2IeMVRfdS4thrVeHZYiyKNhi9Qk3g4ugUBe/OxeWsNnBmyG8Sqtm1VUL9ccSVcgQjdCL7MdaW0hv4b7xS1aitZenbVrgTMiE4dUVlZWshSyK7FV7DM7oNNCxFVt8odPeebae2USZeZ219bFSeVRXdZnp8NKZwZHmwBEejSeKgrbaYjtI/FM9sQ6AIrsgSw54mJmsexzqCaTrKKTPTNU0jTvzYDACK4HRgjbj0E0eTcCAcpw0Gq28TVwUw1y97cTaCTvQ9LrN9EOxQzvkaFNAEf+t1bWxOJG6REndA+SdyrTdtZPEub0U+Yi7WO2U2BwnPXQoirrN0eWnO2wZv8vHq91Vq4W1nOoHYAUE+GFRst2I6TRaI/IJQMgCGCAptrqJc3FY3VMhTTih+IyHmrUKgYiFDioXnB2ID6oyarW8E3IIXy2I5xwIedmD+X1f/iWIfdgDUQjHt+DYjnmLbaVe6k2yeHgCIAiE27OHDboLX+VXqcIKj5gHKJpgiCBWhCDW/DyI5BvZcdWEfZjXRDOIRAtHEQJZKziqrno8qwhhbX2g9xVHNxOhNnuggl3ZcolfhfgqKFO2qQVbn6VHW2Pa7Q3bBpXaCa3iCM5QgJyVpaX/4p/NYhClTjD+XvLzmBOtyBRFPRTFPyjW2tTTUBiF4zi2FcwaQIhi2wXcRNqap9cc3p2MGbtLzbm12+8BLa1jVODVoyDD2+SAJx85lajJ3PY5lBMz3OAFreVAHnHCZArbjrBBghq4weghyaSbROU1qPRBTTaB5A/cRAjLZMbdHUjFEah7VE1lHk9FREGk5Ez1MF4uVUR0xF+eVE6lnt+dsdkllB1r1WV2VWUeH4DKSfSZD1gVxSPLVX78zaCd1oEA1uZEVuiU444gCZMYISh+ietc4pUAg89LszSrhNCjqZwQgwX4xTOYgSlYAhkQvQTiABlIBBtAhZdYiwSagn5u/2d9jgErW4lYcCmDNoN2roSIRoBg1Ih48LwTSIRKSAQGsAF+MD6B2AMTaAOi1EsMNVGC6IEiuGAPcDNhIRdujCofgF+I2INNeIIMoAEa8LMu4CoPUAMYVgh+uGmicqqctoA4wMaCMMdFQEeStYqUDoRAiAClQgmhxmmjOioaYGpIWwt68QlWCACdPiotaIAP6Ad41QQYwOkISAArED5qZIUQOKrbC2GHgIcesIA+m+uybr7sXFApTlCobVE37uIztmKkPWzDTtq/brUPbeMvfmwWVdCiJc/I3seS4VqHlMgJ8lqlDePChuyy5V7RJu0wQsA6ho+1nY/MQsmQJCQ3yv8xgULJd6gmY+Yu1qkUyIyO9KEtthvVBdzTFFtcMeIsfkJVUzEdz4KOferTr5Nc51gSEOADIIiD8cinlpmT8hEU5LUSTnW626w2fFqV14SjWI3Vyayn2i0n0/RM06RdchpN0ZRd2UY70uRMqktd+aYT2w5kt5O7nCTehGIovoPtBwutVcmeVXUVZayY6bXs78OJWMBeAEa/0ZY8ZFGWMfa+eBgglTGKdV4CQTADQSDxSpip1VuAE6gAG8DnEf/nBehnQagEGeAB+wXxdx5xEpdxfSaAHV4IGJeBhxbySihxM5hoCH4AFoApHH/oSmCAMzhXh1iAKEiCKveQd/mpra3/6CdQ6dtT6MQYCoElPowoCLGK6j7T66JePiPWiBvIAKcqKjQ/qgZYCUvzz+nbBzHgclxARw+wMp/IgjeP80DogkBYhPWEtCHWBXiwAp2Wc0Ifvl0w4kBHx0b3swtugBCA8z5PtHh4vS7AhUDwgz3rgmkcB2Orx8AW2iau7Ag9YzaO4qUF2ljn4lg3SO0DbFr34lynbFxHWgoi7DtLY8qrKSwO9lkf2nBW9mVvCUbek7+Jrhr9zBtN3LTjY4TyMXwSH0fW3EQGXtoJLeshnxELKEd9mTXS5Tjy9kSUJ2k77eoRRHo6n0ByNlctH7ilzSORrl4aEyLZS0qGttT+xDp8//Y6Jh/bHS24dUBZhmWGjx6pMcRF3GVSRTEQG1VBbLFQnVTdMTFN7Xg/pJOOXx5cljFyp0Sd0UQdu0RnXtVFJVNPkeYhO3gmbR9rzjUtdvBd32YQ6uavKggRilpZpEVj</text:p>
      <text:p text:style-name="Standard">379i5XBkEbP9TAqXYoAxYAAu4ICY+oF4TokUlwFCkIGrD3IG4IB8JoQlSATRA88kR7NfbHqHpnFo6Qf+7cUgl4ExYHEOiGgnt4EFWBt7EIMkh6mNtgEWmIIg32gY+OEks4EqMIUqJxLn3IzNKBcCKIHZswAXqD2epj3ak3woaIAriPK0EPP5VQgEFgMYCAE/o4HIpz2o+kY1MNh4CPRoPP+qNzB9nm4AAF7qkb3ZlBbZqYbhPfj02DP9PsvpNU8IAnA0o7KACGACnI7qL/Caggj0QCiCoaKBIoiq2stpnR4+ctVzICj0nJ69RSj0QPiCONiFBw9tqg32J1ZRDnXso1Vs81f/K47a+J/i9p9s9w/t+w96+091/M95gIjXT6DAfgYPIkyYsODAgwQbPnyokCFChhEhYryosGLGjho3ggR5caTHkiRPmkyJcqXKlixfuowJM+I7fO88vTv1jl/Om+9+4tTpCZ/QnztzEr2ZdGhQnzifOvX5k6dQm0ZrnuKXVCdWflx5Gi3Kc+hPeEen6sTn9SpPsFeJruWaE17Wqzv/reKs2danTbBa93ql6vPrT6tH8xY+mvbdAwoOQoQAAYcPEBKe1ipWepXsT508zfK06jnn36N7dRbNaxW0XaNJWxuuufPUVrdTO5O2Cxa1Wde7cxv+XZetTdS2j9Z+K7x3YeHHnWNFK3023MWy7ca+rr0199J7mTpVG/bsXcBRyXra+DGkQZQN27OPP7EkfIkw0KAoAUiUwX37YvWjiyYUzSSTgTNtkgUVajh0YEgMJbjKO/JRyJFF/dgyTiti2AIGC0uY8YM2tiC0TzwLnCCDIBWcMcOHZlTCAAxycGGGADDwF88DCyBBgBgciqHJDFPIYCMMA+3TzwMsFMnAGfaQ/+jiEjFm4UmSmjywAgeVyMCDLSTaQmMlIaJyEIAHLVBDEmuOEMB7FXJkEAEh4OKHH13YGQiedvoRiB80RPCBJhj1o4khRfihhQ+79AOgQJpASsANPlyxR6P9iJFFBn1a4kEs+4ixjy09ANGFBR6css+g6amhzTgPPVBCEYBeAWoPiALqaUQwbBrIqfzt4cmcf0ZwxUGj4trAB2LEE4+mi6QQgaf9aHonoKM8AQQNXdDQwCZWJNrAoJqokAYNxZwabDyn3BpItB7MU5+DEsH5oIH11lsgSfg2CBO//uKrL7/zuTdwgQP3O29869krML3sOUzowgpT1LDC8kX8sEgtwf/XsXoOelwxxBJ/JDKcBf9LMcIrs9yyyy/DHHM/UmUGFj6IaXUbUEntpbNRthmW3WDikZbVcHV9Ntw7dBXNHG2dxVX0dIGhNpfRbn0X29XGAdXTYkZ7HTZuWFcN1WLgNUUVP411gMgRcMBxQQ9qiKJYX0Y9hdfSYaeWGW5Vp9WWVTaZXTTVdLV1CuJbU33bbl4xrfhZRkf+GdRgI90V5j1vnVtvnWduuHFEg75XdXGZjjRXTM+m883nKQWV7K/nXXvsSgHe01vjDUXV67k/bZcn6TEs774YJ5zxxBvZggR+KECPQh9lWFEKf2J4LLP2CSXoDwFnGtzRQQMCcgYtEyr/vx6BP96j5IeV/ECKvP2gCKMIoiw5ZQUqiDLkEjJiD1IkMgiz2rOAGrHIHoXSBI1kwCICQuqAZthfegziv0TcD1PYO9GWKhCDJF1EDIwIgin44IJlGY9jAwHQnBaBJz+9sAsw7BOtwAefNbjAD41owDje1JAN6cKG8dAEDrvwBQ/Ioh9JIoAVaACoD+wiFgL51ECCdBBd9GARgShWPG5FLEFR5B7t+pUoQtUPJi7iWoPqxwtCwK1AbUgTtoiHClzgi0b4QIrVCsQRxeDFLXrgAU2kgQ/4I8hF4OJUB2FWF4vArQZQ8WXp82GFJnk8lkUsX/eikMBSpryJdfJkF2sZ/8qSJz5SpsRlLFFlKlFZSoStEnkhO2XKZhnLOC3ElADbWCgxqTJL/jKYwBymMFWCt56YhTaIGUpRqnKbsvXEbLSDHXjuNprrKK1ql5uKYXBiFpxgDTmtG2dfiBaWuLyGaqFpTk/uNhbymEcr4IwOWQT3s9d1h2f4eMAfgiCFTkghDSSoG1t4wxW9QW1vQOuJPE2j0NxBhS2uScx4djfRsgAuZz/7m0a56TWbeZRrvukMXK5DutwkxjmxgY5EPzrRnIl0dV8JnEixw53tXPSmEgXMNKGi0Ws6tDS2u8nHNFbUVJoMlvTxCICcF72nQi8AN7BQMYk5kgQtKIW7pKoUKf+hoAnFTCIS2cMQO/Q+EQ0QISiKEQzE4KEp/cBH/vNCWw0SCwCZaHgYElIqlrC/Au5jAVty0qCoOINUyEAGIjBRoQQbozOcyVJC+lAFbMAohdhCDARQQSl+xNiAHQRUPyqILrLlq2mZSRNnolcdu6CoNRKqgo0aEIZiUS08GkRAhzSVBxToqIHIESKC1FYERuFFQCVghRCZ0yOvoFq7olGNA1kDor7gg3FYMR6xaCGtqLWpbn3AFtly7XVHpS1xaaJa3bLHGkEVjza+0bnBDGtMtqfVTXpShZq8pSgP5sqlgnar+c2kxZKay0+CcpQjQ/CCFVxgkCXYPRfi5SYnzEn/kmFYqZcMsIPt6+EPgzjEK9PM3oDKmXB2TSegWQ1F3TK4nA7mLn07nXgC8zPjcEUuBv0oTTEataux+DR26dxs0MlR1GwlLK8TzlJ0d57f+S0rN8uKW2gD1HcuUzTRnKZWdJzkoArvd4tTp+rITObbfK5xSCuOmjnX5r2JLjeP29zkFkca0lGtpLtZHFzwTOfHjRMzmEkz5RhnaDMXmsyRExtFZSOWpWzly8IjnsSoWjzkTXJkIdEEAXhghTuAGg19eKpUsSfi7XWPAL406qCwio9iarpRbzWDCEgxVvqdAH6oiMdbu/Qj/wHQIGvU0QJWsIIWrIAFHbSBfwAkWBnQ/xW2/XDRBHmwxiydQBACoIIUEZKlJcgArfPDVGYPrMKI0JYg7eqGB+pVREX18LMavFQ8AEGCJzChAUxgAqIUhdcfPcEFuHBtoHaxD7JuBItpjMATcBWB5DbIIHXUYR4Rwmkr4IJWSbqHrLrQjQ/sQxTxUJUtYgWEaI1iH9Wybisa2YXi7kOQTmxAkAJuRA98ViAxtwK0pNXD/2a6klWlpIbxe2H/Yrq+HCZwhPV7dAivmpa6rPTK+Fv0DV9d6lm/9IC1LksAg9aWrcQlLpl+VKRXfehWVTvb1+52kxxzNEVJ8dAQk8xo4r0psqOmVbosTvIUR3fVuVtZinwXxwVHpv87PSfw/kI54WnnnaVx513mOR7WYA2fOK3ZdPDuUMyFuWs9G/JhgopkJOcNxjcNXmyy82OghaamOhtdS0Xa9+go7TZbYU5IUXp7pOR+csDZKPB305eZSmc4QlP95rfzYsRjGXZVhieY0Ua4szdYwFt/00qGaMV+7AJLNsAA9EqwrHS3Xe1YZVCHLyLF7oGVlRseYv7IFKf6/aBMb62AtYU0BTMA0DxoghhkCQeAmyBUgiAIAoxUwl/tgRyJiQfxxwDSDwKdAUG8lSAwgA2sQAy0ALIZGwMUSa1J27gZVazNx0CY1qmAkLkRBBG5AHkJ0fgQwK3gSTHcSRfgCQ34W3v/ZFYW6WAgBIIWSEuS9IvJOdE64EK0fMCGXEg8BJwfHJERFkR0BQqkHJKvREC+caG+ZcC2SIsurBzOQaG2dEMC7IJ5dcuGjBG82BCmkApvDVuHRZ3VwUzQdd0rPZ0eJp325aHXNR0f9hcdWtoeQt2D9RIiGh2FmR0jHqIjrpKBEZiF9aEpZc/SUd1+EeKpcWIneqJ90YxgrBPOyIZbpA31pdTyBQ3dCYbeLdlRIM6NWY3gNVPeIVSRnZ5GmUfgYVNgsJnRaBmOMVrf3J0wztThAKOMSYWN7UzVlNNY3Mwtot7tCEbgrQ6YXcfe2Q54RJ82vgZrWA3qTA7k8MbhbY2e/12OOMYeOcpZOnLNOv6ZO7bj6ZTjngXa03gF4R2a4mzNmCXaPqqZ4FGUYVRFKwIfo20GpZ0g1gkdg32MfICKQmjCPZgA+QVAFnwizKTaG2riRgxK+fAC+qhMg7XHrIkbRaDIEqBV/lRW+AHbGZiai8hAAiLgAlbCmDQgs+1Cs8ikGdDVAMlkJdzImdTfTZqBGShgUlYCiMQPAWlMxQDMvhBEI53WZWWisOFQoixKP1hKe8SDLcBXntSJn9gJeVllPHDIDWzKndwJHzWAsSDEqKxDILhADJ7War1HGfrBqYDPEDFRxhULC4WAC8VQEAbCttyJz/GKFPrAgNggFHgAlv88QRqJi3nx1i5sUKFw5a3QAF/K30hqIjB9JtpVoh1C4tgNYiNmH2qWptLV4VWaJiZynWxe5R+eoG0SXfgIoiEa2Nc9IWvm5m+Spgu6Ztq93XGmH3Iq5y/JBjMpo2ro3ZY905b1TVVsY1RMp1vwXu5sE5yZhtKYzjlpzkipDeCcDi5O33HM0+itGDg932hoZ2YsX4zZzEHhxO29kzYd086MnmuMxjwtGkTRjEVxh1w0Wim2TjnW3vDNHkohaPHFxuc4aIPm3kkFH0zNBUV9TkmNlEvpTj7eY4balE4RKIkSRzc+WXrip2nQDj7JViFinx+GJoahBIcokUA84ACKQQz/oEEYuMINZOZyDtP6TV0pkUQsiAFWvUNv8iYlFYQmmCR/RNxa/YDI7R8PWBAXLMGNYA+2wQgDxIAn/Ij/TdAZiByjhImWmoEMMEALKNuUyMCTlOT73GRSJiUDJkL8lCCNCt3GXFG2dKYHXBaBZIShxKCiMEq3XYoY8By3nIoayIJ/sEIG4IK/+YeJNMuP0AK/EeZhFle6ISHDzUpnglzEIcte9tabWOEVxIImtMJg4okOtmUO6uDLfcAejKE9YJEjFdcu6IIVAEEx+ECAjNepnOVAcJwjsVu8OORrxqZxbmJrMqS01mYgAiduzmaMgh22Oh3B5Ka3qia4PqK2Dqe4/ybiaZYrcZbrJEacIabQJc7obTZpumZkvdrrvcpHKDLUfnqnRjXFiuke8R3odjin30XnXoBGXRyf1MhFUyiTT4jijUXNRoFjRYVFwjbN3+yefvbNPO3Y6CCaLuLdO9Fd8LBoRJFY2XAZUuAGmAEs3vRUeOQNNM6OwzqOPEoZPKojzroZnRFaPtbFz3INoVUOnJXOOMajniHf0hBG0wDkP4YsP57ZQZnoo9Xi6XGHXl1atlLrs36ruXXMpfIoCoQACaQVvuJLhIAVk3prSJAI/N2XjGaYSY7Ie5gIleofZZlAkAwJALZVLPiPrilRoYiB/1SACDDKHhCglhzlmirgUf/KgArwA0N4af5hT2ahZW59XyZCZSsdz0OIURFUJdkpxLtdV7saQga80SjsgiwURLUgKgGFysHhqC5sgqxsCx6BjxoW13g9kevOYVYekShQUavOiaeOwgDeA7DmCoBACo4O0af8x8pdVyOlwBnGXBZ1C/a0yxEl0XvowgNkUQpAQco567jOK/rSptea67WS67amr9y+L9eqa3Fun8mwb/xKkvvGa7X2r7z+79emZtqJnR7ib5Hyb7QOsJAmZwMz8ANnRNxlBme44tyJBzSlRpNpY3hk54Na2TAKGsUGjnfihlrgWHDcTkZdDdMy4zWOjUJRn+Vphz7dbMsOZC06DUL/fQfuOBnh6E1ptAZtvFOAJlkG59R8GmijIWwuKgdH2cWGXijuuZjwKSzx0d5GJceCRrGHWjGH9liIVvFNPZ8YD+yLdWOL+pRN8Aw7YZ7MAgX21a/8WqtwnlJBMISlNEsMWOQNDAoEW9L60THKoASAJMgLxB+0PmWD5A/8yM+UnoBKjghLYilf/Q9MMhAXOJC1GcQEzoA4ONAZ+IcSyYEBMsAYbAlSygAj+EgBCYQtMK4AUIKplQjpChsBnAEVKNCePuQu27FpsVsL3pdBmG7iJoTpPtcawW7FDZEuaOYCxYItGIrqdhemyByt+JEjFQMUQFEz90PqdsEOFcqj6CWt/8RLaTnSqfRxxcTLQFQLC+7BePmcLTBvA2zIDeSQFjTA98IHr2RcAwDCb50rItvv+dLrHAOiQQOwIu7mAsMvQguw/not/c6XQ+cvHir0QLdvQcet/bIrvD7Yuz70aia0SC8i2pr0SaMtiSWTOd0nKtInefDe38GY3shdjLVx4jAH6nywYPRNQwVsnj0x4BWGgSqtnAGP1NBTzJYnjyWOOsH0lr1TcbzGdezwMo2HdSqFYGyUdzhUNlLT7bjndXJnz+5snIWO1L5jZ9hZ5tBjOzqtW6M1XOdZ0Ko1MJ514qDFwooHPSJj1Ppj1K6FKl6UWODdUROsQgZnSFN0Q3t0Cv92TEGIwTwQgAiUHyCgdNpmwQvsWvjEB/mcQUhadMJ4jFkxZd2iZK5VaT/0mib3LZdW4IqYgCgIyIAQAJOsKZbuQSxgGwZpQyworhi0Kvb0ZQVWWx9DBPrJS8mNkCmMwAmdWx3XRyOharvOBwzK4PyYrgK1Rxv5wSLgkVUGKVcWFgFgQHx9SjxgEXEZi/iWyhM5oZy40RPJbg/kELHUikGk7p+85XBDSjNTrxTZ4MPtwa86kQ9gz7DcpZl4ghU4Eh79nG6CJrdqdNcyNrpWeBxfuIXLMYZPa0Z3K4RvbQI3ZIbr72gedACzbYkDnVIVMPwe8EYvdLiurwPTuB/XuAP/S3Ar0nSMnZjXQBl4ZHDNhiINJ6iP6xiIiqxbDzXjVcdmRAWOObVTs6zvFB7CHtNxTJRchGd0aAcGk0fDfudasyy/9s7hkV5+8o2RM+MR21QSb3WNZdRKWSNIIYfsWWhMY2iFxt6EUvFxQPE6UehzOHE64SPyBV/zlaiJQt517p3TUB9PzQ5RiSsC56+1wrhoJ8SOUkBU3YCU2nj6qO2lawRLIKlXhaSJl91BzFqtPSHeThtlmSklO4kAHpaKwHI8eMKOqGkDnoEnGFyWFMkP8EMf43Gh/FajfBu42QABWKWS8Ij8iEyaJIEpmIIEuMny8HJ9rKCgTt34HIpWMooR/wqbNz+RLsQDPtjgnfRgkojBDSQAIGjCHuT2j1DXEA5re+wB8xbXhjCRntRQQ5ica+03PHQcDRWLEaKRp4LRQXjCpKChs2zKqcjCHgS4B4wDe3cLgIiXI9EAuzWEJ9igdMn4jC80iJf0iFc6hyu2h3c4ivsvSY/0Ysf4y4u6iE80zGO0yld0hF+0H4YSJTYdSKe4hd9vzl/20SM9iOmrZ9xib7A0Uozecwh2mNV0S1t5U8sinSGFT0GswEJOTtH5VSSx6qDFj32UNf412VtZlK+wPU3wYWiZbpQHB6esLXqsXsDw1fNOzG4wzQ5N7ogH0Q4tz9Z5m/mZOAqtnBXHWv9bjlmTdVqbNWso7cIGmjv69T4uTuY/HvPtDmE/7Ad/cGtoLWyueEArNkXsQQzcARpYARqEgKhFT9kOUdJTCCB72IAU8pLyPIYtAAuUcinLwBIkApsyQCnzAPbsQUqKACpgCQtwibXFQ99GG5asQJFwCQNwACHc5PYf7rGkJOQmVvGPgQ3EAAEMEabqwgxgciUMf/EzACbLQCLAsmiLAAisCSe0ial9LnRPRMN5HEB42NcvXj+D/fYYFPPEhQUoForQWETDQkUoUAT220cghJ8uXShaWPSRZKMGmmLFE8PRD42Qb0T68RMIYyyFtqy4jKBtj5h+L0KApNHgiixRAw3/ZfBIQ4sFIDMdAqERYZQmg5pghAi01WVFiIG6WPAgy1ZSXF/i2LP1BEgKqvts9XB5clc8jiNxTXzocWaED/00WT04mHBhgocLJka8WHFBw48JN2Y8WbJkyJcNVqa8GHPkzZo7Z/48ObRnzac5lx6NGjNq16ovsza9Gfbj17UN38Y9G/Tuwbp9i5YdnDZsx4eFjy58/PfB171tryZNXPrz6tetZ8e+XXt37t+fv8P3zhO+U+/4mSf/jr2nd+fdwxeP/n398vLvr3dffr/+8fTP44e9U/g5z8D6zhOPwAQFZE9A8xpkT70BITSwwAH1I6/CAguEh0D0TvEwvfo0ZM9B//TwEVDAAN+Bx0QJXzwlRfpexNBEGQ+Mr0UJE1wvvf4O7PG/8tqjL8IYdwwSQfUsRLHG+WCEUsYXZ1TRyCCPpNHC/9hzEcEsG2zyxTDfa/A/Mj980cstYXxQzPlGxHFEODFMk8E7xbswTS5r5PNJP5+8UcP++BvURx5pNFLR/fBxj7zcOPNOMeqSO043xR44AwMUOO2U0xJuCMwmScErVbJNsvCHgEpNRc4mVHl5hzrLRDtoAQ5kMKMSXZeoRAZfK6nEBkqsWuAEM2xApR8wWFiigjP20WSGVJYQAAYxUJq212B3NUMGRpp9dp+E+pmBhVwrEUTdYM1oVwYRZNWon/9WZuDi13a9ZbcSAbTxqbAFakgiCSKEKEEwSKNjlaAeighErOZE44gGvgKR6SOLtWjAJls0YSWDi3HpApeWmMggEC18sKkfMbIaSSa+ZqLIg12ce6AHqSK4YiCNaAmKhmIa0EaXeDTRxRAXLvbIYQ+smChn0fboeSuZJh65i0C68cCgLJT6wgNRdGG4iwg8GOcBKyLy4SpbCGh6pkBCpppsUeIZiNRZv6MUUu980w436/7ejlK/dwMucFKZ2xu51lrtDPHFY2uc8ccdlzxyyqMDfPHEL988Nc5VG662x0HX2/TTUU9d9dTXO5HF9s40cU4d04vwQdlNBDRK2tXzEkX/KwUUUUI9PSxzQA5BrF1NE100M9AoKYxRxfEW1BPBPLGsfsE1y9z+QxGrpHFG+QR0j/rcpy8/wyIphK9RDVcE/ndFV1SP0AzvV1/HICe0sns9/ac944WpQ00iYIgM1LzjLahMM/qfARcIQPpsCIIPHODxWoQnEHUpgggsIIe0JyLtgVCE/nseoMhnHyZdD0rt8cR0TEc6yNWKcYR5gAk8xakQ9OAD/prh6lQXD1RRQQ2rK4gm4gGILMDgFJZzzhPjEYtb7Ypb6hIEvszwA1LMwxPGqsQPlMUsZ9mgLjOYwhIYAANNiGEPtnjACjiwBEFUogI2IIAYZcCDg+zjjSdY/4IMABlILFZABKLoxzxEIYZWPEAOU5DBEtrlKxvEQAzYkkxgbIAFU4yACdpQGa16A7rEsGURYqGZY1CpibO57GUTe5kfGuEDlFQyiTkZycn8whKUxSIhsVhIBlzCF52MJRaamIdj9pCTqVTFILboxw0+hotYyqIfoqAbK0IwsS5kbBTJdBozAWMVUdwgm+vARSBcAgWiKIRrfvhCytYChECQbRw4kUoDsDUYWjChYR+Zige0gZIfhq5UfWsVdIyTN4ISrnIMXWhBH+pQyNwNbwhlFa2IYziDim6jxcmocirq0eBwNHI01BzEPHNR6XROooU76EtlGFOYzlSmpDNRfP/GVyINuU8+DlqhjoCEP//0x3UbZCD/esTAHZ2ogTZiEgi796URerB69CHql3I3P/WdKEu7myD0SKQkGdHuRkOy6vWE9CJHwS9RSKoTWq8XPhhxyU/nG56iFFggJnnpP2uCUFbDBCE+xUmwY6rTnDiIVSi5yXiGVSzuHptYOSnIQQkqnlER+7wo6Q5KfsIR/t5HqPfN6Ty+Sx+K7veo5cxUb5a5FGICww9++PAqgrGKYGpKU9qgSlWfZG0/fEmJVMVrpJ/7TT3jEQ9bEC0wBtlHPOYRXYKI4R7OBYwtdGGTY2J3IEcxSCw4RhBN2KIVYkhu3YC7sn700QwMOEMs9jH/rni8kQu6spZN9lFJgthiufHQxR7yi62DFcaX8B0XDRGcUso4xpmxcPBy9iGKNRbtiLrox3KtsocXAve5/fCEIW2CEk20YsRW2QXNArNcXehCEwDew4vF4An9DkYXthhHeQNTtMBUEh5QjC9hUGIP4DK3uYdxcHKLmU/sygK/gFEJx8aBLY7tQRb1BMw4rvzdPSTSEy8eSIDDWxAL8624ZA6iQkd3ncOBNKE</text:p>
      <text:p text:style-name="Standard">tXbNGIyrSOJtZcaXjDZon6sTMQZSleN4zRftM5zoXx1JxVthAS0PSROsZiI129KMhfTqdrihRa7XdTdVjpfE4z0mbDVR+Ls3VHakoTZhNIAaFd6RN/+Mus5xlIfaUZ8EDUU+vFqLqhToIQvmd1nWjbV19wqc//8DurYVyj/qaF2z6FC9HQmVUf9SHVBYGEKofCpMILyhrai/or3GqtqYFaG1aI7CB1+b29xbIbGpvMIOVXfUDPzhVXcu7euH7j+74JB8XyUesfSLPCzHaWkaHxs6PUVmtCh7p0Q2xiGdGIqpe8A7MKRiVzjzOwTmHyicSNDPJXa0u5MAFX6lAwBoJzDhuJQgExAC3iG4ORpmj8UK71qUxP1jiZg7FSCXcpKtViHlnM0ONey5hCt64wYnm8hp2VNBzfmmZ1ex0RQ8azg3lM8H9HGg2Qz3gKp1USC1aczmLPf/sb4Yh18/O9LQXPeckFaXO3Qz3qH80t3XXrd3xfveDYppFY73pe97nvqLyO7QqvJ9oe41TnCrpRpeN0JoofdhwMxve8h514AX1IS5Z6dis1l35XM2kFdo6T4ISj3v2vSToDcms06MS4N9qoBXSr4VgrdGUrJTXK0V2gm/yaWQd6HstNRayk10eVjd/vlIzlU3Fb6wGcS1B22f1hJqF6+ELD21BmQl4M0rthl/+dLCrGTSTynnP857bfvB2Vbo9SEpgRVyzF/qHoCS658yP8KMf+lZmeBZtAeONHimN8imlhm7PEgyl/mzr9i/m7i8Bjy7/EMwBz68BdQ6l2g7/6u//AlND/yLlA72OAdOs6WLo6rDupKSuA1Ow7EZwpchOBCfHBO/M6gAtzybOBmVwtW5wAUnwznow/FiD/k5QA4Vw/pQuBmtQ4ZRwCZmwCX+tfiKESBJldurDfxwIsv4EesiKqZRN12RHTt4k1aiPqeZn9aKE8UgN3KrtPxIoe0Cof+ht1xSlSNxnq6rwd+jt79pHqNSn+3Kv3w7PUAqF0j5LrDZtRipE3Xrv25wk3IJnQLCNQIKvgN5DgbpHEQ9IgtyEETNxSzYRRDbNshiEekooDumtFJXHCqsPRvyO0vZn9ujKEwDuCI0w7j5q43Bu/5owoRgudRTDKgDhDGIlCRWQ/wMV0AETsAgf0DMWQOTexZAubL8WYAwgSYvmITl6TqQycBtpUQc1MBk5EDqEsAgzDmLIMeiWsRixcQK9EQJzEQKH8AeR8LfQbup4EAapDh+1zhbzsepwEAVf8OuAcO1qsRtpkCBbkAXbbOwKkufiESHzLAQFUhfRT3D+ce7qUe/STyM5ciM9cj7ISvDWg6eeEPD4zT/wQxDXJ0l2aiRfjQ2jr/guy/BQ0iVTMhB1T/baR9X68ApNiE4ir7NiZPT2CgvPYzw670A0yw7L4yfZEFH6jX6ucDxcTUEeUQ6bB0tqBE148rBaiLGWL/iMZ/O80rGMz/lK7RBNEkyUL7DYLf/6hE8oX6/2/A2u/O7ZnC1RSkt2lO37BnIHA9Jy3m4cO1L8hCgLeIEARkX83k8Mhkj+UvDQDq0CK/AbidBVzAVfZIABWqAFVmAMcKVdCDC9LLBz4PEIBa0cp+MdESYbkSP/vg4ZZc4Y7y+UOjA25Q4Db1M3+fEgAfJ0ZGgFVXDR/HEfGTIh9XEe7dE4ixMi5U4eJdIFmVM6LxI6GbM6LXI6aY44L/M0fdMg+xEjd3E8ybM8KaV1cioK74oMQe2rOO126NKrAiR2RA0V+8rW/qqy4JP6bkfTxpAVESSvrK2DMi+qwNB6JHHeSAivFIUkO89RMi1FporZWK/YCu9Hlo3/fqTtJgWx8GJvSZRy2wBoEo8q1rSn2wh0QCko26iKRUUIRbVNSyJx3eAyFJlPQUNoQi0v99qKT+hKUJpShfrt3lwIPLmTGAenOyPQPLHOIHqxBH/xMP1B4rKz6GgTF30OcnCzNPemXrYlXaxojvZFjXjzObXUTENQ7CQzS3HT/pZ00bwzwbbU5d6O4hTHHcOxIZNTO7NOTydSOffUTJfzHnvTB6nzO5sTUAfzOBdSIYUzSQf1IbsuMP+UUo3UG92uNZFUUAMVUQvTIz81VEFVUv5uPnsK84AqdpotJTkUL80HQFwyP3rk9mLy3ZQq+zLkJFv1QjtNKZ+qRoLUClXR/z9ndS77jUFwx64OpVgHy6par61Mzy5LLxW/yvq+ECs1NECjhHsk0SyJz1abKlmFj1t95/dOzSz/iiyBjyvtCi675Fynz1rBqhCvJxCxL0Jeh/aEzVE2TP3GLzjVUSC5cVRdMDFQZRXiBWAJ41WyIOKQ0/5yMeDcdAMrUqXCKR7uoZFwRUwByQaQYA9uDhxLik4Vlc1KxzaNzgBrs2Cjcx1d0zbbtExZcztltlOxM1EzslANdVI9tVJ71jmP1GYxVWh39lAH8mdxVmFvVjzD8zeH1jqVllCNdtAmM2et1mmZNGu1dmsPYtIyDST5MrFc0hI77ffqEljv0GyDJ0dth//0Sm0mbe/xOs3VbC19BrQSuxWpEHRvrc17vFAO8wOoUGs+WAT7lJJ9lkS0+tBIJFRa8SO0IBen9pBeldISHVFLKFFFL7cTYdQRSVSCIK9EMfeoFGhF0W2AcA/6co1tWXdBedQ/55Iuycd+0GpCqEQWfXHgxs9ljYtrU3aI8EHgLimJhFFWCpUCTdNOXVYZ7axumuvBBGrLEsnihM64yg9NidZOeTYDLZZNOQ5O8/Q063QdF1V8ezdodbZpc/BhO9U6o5NnSxZrpTZS/3JqI7N+fZZ987dRgVZSh9NSHfJnIZVR0fd/x3dT37d/kVZUGZhgHbiBCaJUYXWtBLenWNL/7x73ce31TOyHdpk1Ri7LtKzyTnDUg+1jqAwlsw4XXi+IbF3P9QSFbk0S9k5ELUlkWYmU1QwFdkyISxJE9JBVDjMrPq9EiPFKK9F1+RoxP4svP+lTTJ74W4cvLRuR+EqP98DSLS+kcUFxT2L3bAPlWE/Y2EDr2J6yP0fNWYlqFmXqXwcOebUXgl/LYFOl/QCzMZ/0UatXHM/3TAmTGzvO4IrJunjXO5WRIov2NpqXNE72Ipd0jkFqIs8RYpeRe2v2gO23gHFW7dz3af93gf30k/VXgdV3f+M3OeGXU+VXlTOZlZNWd/GXaT35eGG5aue0IDm5Sn13l3l5PNGT0qKQ/z6/iqxCjT4BJYfjAx74YRMmQAEgAAJ0oA42aDwowQieWQcUYBbgwRPctm3/097m0FpHqEoSNII+lB9kER/wQQ3qla2wz4zlJ6gE1w5lZF9XyHbZ+T2aDdp8jdRA9J83ePGg0nG5atyYzXJndHSJR6GbJHQ1ERJFtxONZ00S+oAwERLfUhRv1BRx9IP0tQyPOYyX1SZfDUpwF3Xu2I3ltI+5FnTyOJePSEqpdJWxlOcw+ZCZNyI/8ADLMWYFNjez9x4BtXvDt0krJ/wqtjXNMR1X05ENMqUXuJP5NJUT2JRj2VHnt5VnmWgR2H8bGau9+lKzeoDBWoDd2KrDOoBPOf9lK5Ifu1qT5TiuH3iuPxVs++596BBVcSdHaFdwXXV9kJIKrPmZoVmaS+8UBFsHCDuaUUF8DigU562dZc9VIfdJZi2y0I3SuERHsuqDkURJ6KqYj5KtZnXV+rBADndO6CqpSOQqGbeHnwd4BjSvZiQrkQ8twcQr741dDeup+MSvlDhOwpX5rLj3KnEryxL68KRbvzlefXiGKTcvKdtM5lPUHpGMH8VfAbhP9a+Rq5qBL4r9FhM6GZaJhHNRr/eWu3tlAflM33RSv5oiE66Nt9q7EfCSm1o2JFm+83ugLBm/NTWor5qA6W59zfq8t5uq4VrBl5bBs3o5FTJqSzlQJbz/vrX6Oh+cwms5T9Wbf9E6w+m3l0V8xFGnJOsZ07jQTHAKhvezq8722E5hAhR7saU5PgSkmgn7mbMZ8Hinsv5EfjjIxbdyhIpYRvP2DmWLs9GZV8m4UHSvFIX0UNaqcDFvtG/YPi4kf5JnR2SVoEWLURiPoEP0cyGIglDUdEV0siT6bi/XoU9tE88tzbuN1qa5Rhuxo3X0b7uQcV9PhpNyJEfv08APSnVZeNcOZVsaMl56lGNaiWJFlqk2zdZUeRHZNd17ASedMgnc6Q4yTasWfHWafIE6S48WvSud0KKalC38rdN60wsdxMUaw0+5rF1Z1cMTO8na1sf6rGPdwnPd/8HXmtd/2nvlkdVTna6RXa6V3aZgp+90qoJN/IQzuEOxb0CqecajmQDU8xRE4RRKYbALewpJD0QiMXHrNXJbcrNW+LhvJIDexwSwQBIuwAfqIZ+j9T/D3PNq+Ib/XIeBRARAQAqAgAT4QQ3UIEtm78rlR/fg009eN0QYdNeQmHnKkk7WErkfC1ypOIubNeOnOEI0vsWTG3ve1ceV+D/jVYzpNaBTuKy4L0PtObvp0cM3HH4HNq69jv1qHa2Da4maaME3kHDie059mr0f+dCHlh2nWh81yqbZjmVhltINddJH/ej39+YLPH1DOcRXneaBfcC/vsFFOdVhupUVrcIT+f/C0R7sNRyqd37T157YmRquy56mSfzu8Z46Ji1tfzlsW9KEcru51Yo9BJuwySALrKmxGgQV6sCZwz2qEgVuI17fYzt5qio9TsET4GGd2UMNOk882DlMHoACgqATRiAA6nl7LB8VM1S0VlXK2dD74op5Rr8DEEECSkAU1MCgB7RDclXMnS3QWTu6P8vePHfN5byc0XwRI7qDOreiU9T1jh+j3fUt0+0UJ1Rf95yIw9jXdHX2TXrQf/3CGd2T47QJE27Rvf4wHm64IH0GE4qodVMd33Sp+4zq/1jXl3YeVwrRjxog+gkcKDAewX4GDRYcmBChw4MMITpsqJAgxYgSJ2r/rFhR4sWPGx9mHLkQpMmQF0mqjHgS5EqWKEWubBny5UGaNG2WjOlSJ86aOiGeVJkyqEeeRjPmTHoTKdOmQ5/C7CkVaUepPxVeXbgzK1GrQKt6HQuWrNmyaM+qTct27cd3cD29O/UO3tx3cuPe9YSPbt53/Ob2xTuYr9xT+OQqxsvYMFx+p6gYgQUBgpEsot7hC0zX77tQCirrmEDgL7zOpx+fgjy4897WjRMTdo0Prm2/LyhsyJBAjV24p16IaOOAxGJ+MbBIukCCQGbNwKHbni6YLtzatgMHfnwbu1zOmgPbXUz3gQgQfICQELVdenTE07Hb5bcZMOD6v6nbF79//3Xd/fdpB5hr/km3XWf0TRdYa+3VduBc7XFXXYT23VUgdgf2RWGCqFH3YIHQcQhhdAOqFh6C7qWIHXW1ddYabATKppiMMhLWHl3tCSjgYnl50lZMWP1I1UhFNdWVkEgW1dImWfhDQCw/vhRLPEy+8I5PTgmFFldKacRlQ0dyNBVUYWGkJZgPbUXmWl8NWZWZP4UJk0VmHqWkl3YeJedXewZJ1ptEJuknWC/FadSfb3r1lKJMsRloVGMiSpJbhQo6k6VtInmpo5NiapOYYKr5KZCNegroqaimquqqrALKGFx24egdhhjadhiAj61YIYv6CcYPIEZUBoECdFiI6zt1KP9gDgQ61JGddTnS5aB9893HHYXZ9QcZZL/B80MQkrjgwR7A8QOPDeipZx1dBIjBT7uitLjtgNuuZm+1PDKGmF+F1ZfXYOBZZ1t+p3jiiRhiOAehvdr525ixBELMrb0Q34VdxBhz9xvDKB5Y74gHngYZyOWekprJFd6LYH0aUoyyxy7zt/DIL5dMs4AallgXtNZtXO/PHP8MoI7UBhifbbquyC9nsu1bHdK2+ngqp4AutWadrSYl6kFMUqFGqTRp0g+TvLxjaKdFXirnVmLS2SWXZD4qkpsyZVm13WcKiubWWuo559yk9n11R3d2GZWoVAdFKd1aR4ml1Whveaipm7L/pbjjiwYe+d2QDsr45J1nHjrYmoteOulWb31W5IyKpffri8Mue+y0z44SdLeCx5denvELq4VNP8xvvo7xtZ0oE+hQmQKh5EWfi5AlW1kKbCiM474jl5hx74LxCOPRjKmBBrjingIfXOfBoR57eJ2iRotwPXdbr0rrh119OV5sq33+aecyXvzIS6z4QaGIeWho+AGQruaDP3r1b2j72QyBKLSxnF0nZXPJj4Sw554PLSg78APR7yyUoOt48IL/sZAGMVgg+GTvhSjqVYqos72KuYZ4DzvO/LbTwB3FBi+vS1QQM4UmONnOUThh0iquZDmbTAkQZyhbpUYXKaDwrSag/6ril8ISOr7dyYtDJGLdUpXFw+GpiIATYxkNJ7jPGalMjZPUqihlOsipEU+Xa53n8JZHQqGuiWyEFB3vqMdAYk5uqyOk5Fh3SEPKsXJ9Ah0cH6eprFnykpjMpCZJ8ir+7epf+eOd0SQUohWZUj/9q4PyhjULMVxMQHRR5fLY8Jz8ROta9sGHLgPoCfgU7ILn22Wt5uIJyIigCiNwQQLIxZlToEt96+kkjvghCmmthoD0gQxfzIehghkMMQb75ly4+Q41fCd7i1GDGuw1rQg5z2K18QQ8DOade13HfN98F3sIFM65VDOAqCEA0mLkItfgymQxS5nIOgQzmlVrZh2zWf9EF3YyAUGUZBd9IEVR5DOdsWZA02rZQhcKtGpl02gnJdoMoQZMxjxPXxDTVVyk5rrE1XGSf7viJt32kq6pQad0+okm4kGJLFABH35EJB47tTamYo2nYMxUUwUXSSHasalIxNIbd7JFKo4RjntTak/YVsk42o5zgJxiUh3JR7UmclSPVKRX4YrTt1n1dGZ1IyX1Sle+urWuffRr5eyourTmrZB/rJ1ij8jYxTq2sQixFcAKc51bbbOTAdNXjTwzI+/lxT/JW14o4GHRdb0jtKwkAMUsO6uCxsd969TlwkDaIv/oajvj44MLRqEGmKZPPdzB0W1G9rG6xGo168zWYWL/y0MZPUgxjulL/1xLl1gBJ7maga0vBeaZ7fQTl/YpJgDhIYbfZOaBJoWg01CmoOyOqL0kpM7G3juw96zQg7d9z4bcu5r8TqiDIVwQzxzEM/rKEIXAqyHGalS8HFrrLjlCaWx6RLnENvKweFzjYw2VlSqhQitrtQmT/MFERcr1qYNLE+AK55TUDfZvKY6rUi2pYSuu+I1AJVXauKjFUXF1j2ebY4X72lYTSzLIN53ridEYWMPGGItDfjKS8/RWsToZwzKWcoipfGFGVvWvTN5rl3dK5jKb+cwZIUxwc4nZbMUFYGze74HhWxvUKmAWpckgveAiy2HV4S8mLFettNNL/0+YQA8dQEQn+CCF4qi2RDGgQAekgAgpGCADN4DMKc6DCEVLQgq5QER60FADOJgaEZLodCYuMIF3LKAGq57AyF4NB1ZHOgiIgIMULlCCK7iSNeskgAgQrehdPyEGpWa1cE9hAiwcgdKVdsATXgig83SCOatRzKETvehG9yBen40BBiaNiEzwQQIBuIH57qKG80hCPUgYd6cbTQLf2LBi6YVozgRcr5z5DKEkEylHJepviY5oYwvdt7xc9lCOYXS6BDZRyoBG8QcSrWECYmCETolgyurue9KijsFqWla07riNaA5UUJR4pRynJRZD7ZrZilzFMOMYr3ZF+d2w6rcjof+qkBtGcc6vElaeFzZvfissh4M65hfHzuSLBDPNm25lxDJyylffcpNtrnKSC/bEUD95XgErZrEfmexEpiLirmx0tEs96HCHbNznLveJ7G/ZnTxM8HbnSe45BpyE8exe8AIaYZGhWI+22F3YEJplXSYz5PHkrXpGAAR0wBRS6ESn+TCCAPjHfJxOdadNLYESqJPTms9EJzSfnjvUIAmmTrXqaz0BNeCgBsuZAHtsj/sLuEI50O60AQKQAFc+ZgZeuHzqM4GIEegBC5mIhO7hQoDkSwHUnciEJIbPvhh5wtrrAwzyj7B6zSt6+AIjAAWCEOpOwKHTuah1CfjTbhC8uwz/IIBD/OHQiVyUvrcIxB8vNUFQc0LwtTIHaGAs1CALeEAMckDxdUEG6GYdchce5UIcdD8d1x3bA3LGgkM4xEPVlS0Yl0PxVHJJhoJM5xI1RndfVBY+VXNLZROAkAVLZGRGdkWKMlYyuHR/9WM9GHVqhUkteEYwlkZS53M9VmOXAzcWdlU/F2VOh3NZ53JBaHZbR4VL9lVpJ4RaVkQ2hWVst4JU13ZKZoZaiIZ+NUhdqIRnZ4VfOHUpN4d0WIep0knWlR98F0ow9VAPJiFJ0161UXjCogCkIQq9NS+LIRnCwixGgAq1QWDT8jsj8wAUUAWdkEwBIAIh0AaFEADnxGm7/1YGPYABQfBsrOYJBKACPDBu71YCa7AGNwADMLAG67ccJcADaxAKgCAKr8YHrAZ5r5YJBmAHR3ABpGiKlFZ6YsAYMzAER6BrFxACpdgGkvBstNeMltgBuSAFLmAFnNgG6OYJaiCAj8Fp6vIOllgFUqCJ4fiJ7KN+HaBr5ECKPbADl2cKkVACvUQX6JIJdmAHu0aNpqh/zOEb/0OAGQccC/VwE+OQCfVvNzNxCRUy7KRRKgORE9lQHNRRMCRxHFlxRFMt6XVxFSJT7lE/3zF41MVSeEFTbziGKahVduiEItYkBGCTbAUSQ1VUVqJkXhELe9APYoMRZzgSnpAQYsMR+/9AEJpQlE8ZlbGwD/swlDcHEvugC1a5VTMIZHYTdzr5NkSHhFj3VVyHhGLIg1K4hVmWhVBYdWlodWyZhnGIhVxWll0Ih2c5hXuZl1wYk335dn/ploNZdl05dnNFVjJWZSnognXnmJD5mHqDOxD2GqJ0WX8RMHs3Gw5GHjKSBaHBLHfmHAqDSqcgCqggPZVhBFSwbncHU//xalJQeqVRTKqICuJFayPwBqWATzMwbnyQAR8gUGrwLeGSAFcADwQQGASALu9Wb7ZBAC3wesFYG7dnat54A3uAGMjWfLwRGA/wLZlQeoCQGKooaXCQe+xBa6WnD/eED+4ZMYrxTOrhCb7/WAOd0J5iEE6ooA/4xAhBAAfDN5z9qQYxsANHIAkOEAcjg3qXlgDv0pxt0HxQAAjzAkHvEYEUqCH59YAKEmAApkIOWIEUCCH+xUHTMV/sNUwxhIEnAisxNGdPo2AJBjyCRzz1ER0flFLh9TBA1JaGGYaMEplDYRYxGIRGMSUsB5c+dhBQolOcAiVQMhC6sBC6MKXxIAZZKhBTaoRS8oJkyJhNSoRXGDdG1IZlYkZfxid3JZdhJ5NV6HZpWZh1SaeCaZdxiqdw+ZZoWKeByYZ7qnV+6naAupNeOKd4eZc3tkeNeag1+aiQGqkq8Sr1IVx6ER5uxpkWtSuk1HEUUgrB/2J4eMY+nWUfBNBnjogKvyQXtGIidPGL2AZL0rKNUoBp20l9NqAcF+ADeCEK45NMCWA+9iIK7paOASQKt6eegDGdkhAucSAG1mGJuKYe1IQECNp5CVBBSIAA5Mdq5ciszIGI78A+BKRA0IGOJHCaLaAHy5GudiFQIbcAUeCdxRdABCQGLYAFiIBu8fIO6VOrH+AuoiAG23iczsE0LrKSPNoyDkWRG7lwFeWwA7dRGtkxC9ewFnkzOepwGOk/L+pR2TUx9SIyPQRBJbiQG2c/NGQjLFkxpzRygOmoXmenPCWpK4eTT8qXMSE2VdJygHU2CREPe7ClUxUkYkMAKzAGMf/ADzwlBv3gtE1plWB4hVDSlFgTmH5ZpJIZlnmSU2Wac0eYdIEaVmGos2VLmEcZpnL4tTGbqIhKl2rLp4LZZE9Is2DXpnJ6tzOrp2Y7NTILN4kjpogpmURKuIZbuGPxmi/1F5ZlmfzTL8PzGvnCWYiBCoCgmpZBB9mjK700C6FpGaoaH5HHqvsxnXAgAa1WTeo0roGBBDVwBKgLgLUhCjMQBacbAAkjCt+iWx5gMgJSrOvRS3PxakkQjIFxe5nQeaIAeeOaq7HGHunDHO2jSwVzHs+LrKX2f6uRGuUEP4uBD/QZTdeJuoAhClcQP87hbszRjNLyPt</text:p>
      <text:p text:style-name="Standard">sYnL3hTPlHmyP/yA8iMK0kEGibul4aOkIxiqnxtSITOIn/24ASqF/yhcAJKEIplIEFdoEKmCILRl0eeEOdOWEPNoK45EOL8aN/m7VNN6SHy1hHWrRJSlRZwAtIxVajcqX98AArIAOJ8AOowLVsYgsCMQMscAJmUAE20JRXITYLcAKVIAhmUAlIzAAwsEUqsQAcUAkMkAVDdYRPVyqbVIRTSzhCp6hu6EdMSJN7u7Ze6aZzObh8C6QgjLWK+nVvC5SHisZhNLZiXKhr/MFxbKhuq2VcS2R1m8c2+8eAPIdq5kkftIetClObSkH0w4CwIlB2FgohwjCC0WejaR2Axh0tYxvxFo3oBqEG/7MfuSoF6oFd+EAAlngEnbefnpBbuwWAwOGcwLUfOKAHxTt9nvBqkoC67pkduByM6hcEyfQBvmQb0wmME0AK7/Cb5NfJzThO0LIicoGup/mMR0CMTAChAQQYnrCNI8AbFngr55Ee6eqv+XeQ8oMPv5Wu2YMgFlc0FIuRDdmxMcMyHNtw8cxAGdVwD/lADMtB/AZwHQvBEgTACEVxAWiyAFKSKBmJvdJdr0FQHVcwaCuoYQylTisRVBnISjFiOWnDPzJUNQgDp9DFcbtUTQnDPPwDoqC2QdIPsRALcsAFRiwIAqANF70RQ2wGM23EAnAGUMUTTlwJXrDEdaPGfUsVdP+3x0z3020HtkDoVGu3dGcrx3B81HmrhhNtxnZc0mlbpnzLpIbZtn7b1Xk61nCrt2Nst2WNtSAmuFU9l4g7wnE91411d5Wady2bmbChd6MbeIP3HevCD4y3PLOACqg0GHZGS8HVb5b6MLmqf9uHactJQN8HAqagaKqmepmQC7lAjAGAiKewu+UjyeAXTdZxe0dQCLqnnOAqa4M3nbWsjpI2AlAAodoync9bTrkqegaQBjfwHOvmGdcRvplBCs0GB9p3aTcw2fzAzd48QgTknNgGvumyHpb8DuFrn/SigablGh+0QXomiCTqvwqoooocwPVFQidKXwRsQSXaQi860Nr/gy0ceG8tCdGcxWB+bTw7RIINlC8BtNVwTdE81w8EcAZo0AcosOBl8AQrTdeMUsJr6kQoTGJFnbdoEgsoPcPagMNKB0i2IDYzkApLYAaJIAKkoBQzsAIr0AJJKwNmEMVFucVcugBcAMVEvVRVbFZXjKRLrWJomjY+eNVqTdVFPtFyu9ZHDqdvreRwyNWHeady6KZkjNV6SsdtPMdraeVRDuVJHodvKtZfrtFkXuaZRKngwUOgFGhvJlwlxIDfDYg6+iqUDMmxYVGU7CwWs6PzbSDvYK2Xl2vJ1Bx08S2iVm6p12mSkJ7o10uizVsaiK7PAqvTh721nBnbwQ/JGowz/0ABRzB85WWBeNHa3BED0Ph+n1YcxqdQdCHNzGnq5GdqI1AcgdHpn4677rIXq0Fru5q+IIAI62Nb5AxNl/owgcHf88HOEymRE8WxpbXPOOPsEgsyFzux0s6RJspv8v2R1sIxJKsjPVSy5kg0KHlgS9M994ZgEi3lYy7WKvEAJoABCr7gDF5vZl4SHJ2zRt4QPJsFVhK2TX0Q+6AJKG0GNlDDPSZJRBkP8bAADCADAhADBTHFCYEwYkCVvsgBgqDETku2KBHUUXzTT13RfJTUdCrkYN5zAN91iunFW17HU53GRN7kJhykAs7lSE7kc0qYNv/kMG/WbByob2rUQo+3ZP+N5XDK7nK99BDO9IRLmcsmG5fpuJmFmTDV198BP/dBybOQPcZSG32mA2zgsdyzZofxHWIQA8mXa7goBu0WBOnxBD0Qi7Goi7q4BqXAGaw8Lo5d3ecFGLd36ZCBy6oNM8yq2rTLrZ2XeLuj6TXAB6pNCgJjoPKWarymPzmSzpkhCvZ5Cmo/j5XGa/HAzQFgoSvpPu+Qr+2aGcD793yR3c9xyedjUJyaS/+7sRbEojkjwAocIr0P3gwsIsHPX3Fu3iTykQN9IdNBo8xfozdKI1k/57kC7t4T4ASu9FXeVDCABmFA72VAjdSoArLg9HJUwmTtpFSSwjN3NXyMEA+AAyf/MMOo0PH7jtEuHeIhDnNCASVPafE5DRACYIjqV7BgPIMJE+pawEGGFxiaDipEWLGfRYwXNWZU2NHjRIsfRY4kiRDkRo0eQ6IkeXIlR4MZZaakubLlxJslUc60mdMnz51BTfpMCBQmUaNBRSY9SpSiUKVOXUIdKpUp1JFXq6qkyjJr16QttWLVObbpR7NRv6btiRZsV6Rvt0qdOnetXLV09e7l29fvX8CB9b7z9M4wv3en8CE2XBjfO8aQHxNODNny4XeTLz/mN/nxKcqdQb+bAMG0giyi4FlGzA80vlAKTOuoM7q1Ycin4L1m3BkxPnxqThFgFASRJBcfCIgAIQUI/wnW70S9UxOZnycRQfi4SKDGU+HMzOFcIAFadIsaki5MmE4AR/r101m/V8/+BYUOIzJ8GH3q+ynx1iOFsVOuw4eAH0DIZbs41EgMtOoQswEERJ4rjDF8QCMuCCmQ++C+DqRI7pTXeGOOjxTi6GzCTJ4bDTfmKizPtd8K82Sx0Cy7EbQbCzPvsgKDTOy2IYXUDUgaQSvwndWKdG1IHDN0bTcoCZxSSSJ1C1JKJI3MsjXebLPNsCBpjO42xFZrDUc1WcORyMxwi1NO3Hi0jMcMK1NSzsn8y4ktmgS76iNREEQBhRBIUEMTXeIRQ4x9BJO0I4w2yWKVd24CVCJAzuAl0/+zBqUo0n4eWOEEM34gpSgx+hFjj372gPUiWMWoaitNJLq1n1jmauugBVBl4IyYDPLEVlf3EEOTPSpqSAYGYGh1qn5syVUvQLkCdCyc3Gpqq7C4ojTQP4stVtRtyS033Zn8yvYnvOzSNK914/WqXm7hTYsvoOJq11966QqXX7j6Gnivg7EtmGBR8bVX3roCtuphitmt+GKLM8Z4Y415wm3HOyl7zEfC8gTvTpMrszFlOy+Uc0l+4JlAB9OMSA0xxWx7LLbZ6ngy55LlJFnJDH9UA58AJyBlgRrgkGAC4egUmjo0tHPBgz2Ew6ewCSV5bjrz6CuEPdeQqCGJ+EomkWn/SZ4mkYIgvI5DDAJww+cBNKrgI77IzPPkgaTvhPkd8b7OzbzgkAZhvAn4Ya6T53LD+W/89EtADMJB8JoEUco8ZUI4DMfZsD7rTGyyyAyjEss5JdOzMzmbZF3O32bHDXbbD/tsyNYJTKzJ28nknXbhj6wsN9XFlFKz0/cE2nk99cwT+pYps7HklfvGEbM1EeuRMsLeYphjde9CCFbAUeijhFL2iWXcjsn/NyFLqcBHfLpiEYOSLOzXVl9yxcJUqFJVqyqyD10YJFKwYtaxdFWQZsViH/swyax4FRNSRQpcLBFDsMwAkWnRJBYScZUCedUQQYAwUPFgYTzeVxBN7Gti/2eZlLnI8r+TlMUr37JXtyDmFnf1sIYWU1jDAJivpyARYXgpIv5mSDHzLex/RkzixcSysSumK4tW1OG7oihDh/XLYDf8ohBreEY0plGNa5RU0EIWmZPB7jJqiw5n6PSb1Jlsa6bjhxFoBgEFlIIAP3JNnt5RB9lAgDby+dKSdNeaTeijMZDxxAKicISnFapy+8HMhRyZGBF0gA9F8EDRYLQ48sDsFGxLGz/Exh7aoac+hIkBFqRggBKgImr8UEMMaiAFRPBNH5IknRoIwMoJoEIxvvschVzEj0iSiUaWxGTjmCaFEQQgAYOEDD/4UctcSKAEYnhM4cpjt8yFjgTXk/+cKn2DPDzF0XWe4x3uklTPzHiOSwTazc8a6c8u+XN79ITZZ/qZs3fyjkrIy40dnfQmydymTe9E05nYRDqMSu1lJRvd0KYnNe9tEYyBUWJCYoAGFATgBhTsxwN/yMYjXsRS/iDAvNISw5mC6l5URMk+NPEAHMigEqoyFQeWYIZE/AAG1kqgRBpSCQZk4YGuClYlBECJa/VjBlNYgiAEYQYzVCIRNtgFBNXlLGFJqygpYeEMWHACGYRVBoQQarTWCkETtAEOI2ACIARmxirGDyYQE2O3IkZYHE4MJ/kiolMEW74nlrSLTozsX7UYU56WMWGOJaNI7wWwX1WWhqL9bBP/57fEwqK2s5alrGdHOkWJcfaxs5VfbWl7W9ty7GOVEY0bSfZb1EXPR3scmvXmeBjjeaI0p2GDKEYXHVT4sWemW2ad9ug8EYShBFd4zIG6Rh5UKC4JI3hDAiKDjxiEwQqjixF5hIcYtj2tT648W3weQx++7ZG+jHPuDDDQAVNEogQwQ8IlpZAJvmW3BLsUBXPqc4oHwM0AAfgAOc3ZOQVfYTUEEAXoyEOKCAehExOuMJnMdgQRfYAxLIpcmfAxIRlNh2Qb3R0hmTfcH2GUmakD0vCC+zo+7dgzPTbe7Wp8XstMj8c7zidynQzPvkWPelKWnvM+Wr2VXe97Uf5NRKNz/z0eeUKKpL1sTH9qAhSUgQSwikcCWXiu3MbvI/VTA5xHe5Ne1e9+43IYpQZoBhE0pKtfrUQlKhCDSBEkHs+CCEU8KABtEKRaM0jFEirhVa+OVRYFeeG9OpjWaQ3lWg94K1i9agavVsIMAjjDPIZikgInQdZPM4lkJ/tSQdkZsmt99a7JwkMZ4lpcY7T1XxpL5thqtrWvZe1mw7jaZ2dW16mFH2CnbW3YMrvaXlwKFm+N7W1DEbPQli25r11smKZb3etmN2DAJ5kci2yOciRZmzKD5Nt0t3qKmSQB6vDH0/gMSFSQrmkAqRwaLQZL2zsTc6RwiAz0oAf/RcQIoGDeA//h5zh2SEMPRICBNhwhmy5jGhz2FgI0qJmcBT5C20IQgjLUQQ0L0APaYLnK+t68MWZD8ATewWEbYAERUpCCAwIgAhTEzQ52COYEBunwC0S8BzswDnkBIQqmIYIPz9mD4mTkiQY3B+IlQHoQ9goFQKihUENoOR8KEXE07CBEW4dOZZjTonMK70Tk8cTgspcjnKXMMazBkpHsHaTVJZSg+V48k6TpJcc7iXX8hLyVKp9PMN2b308C0kTPZFGJgv7zGs3oy/SrMiq/RnUfU7azic1EihhKpa+6IAyrRcJ223QnMyVAp7t9034AIgswqPMOW8uSSAnwVGaYq1wZ4BBBQPX/DC/UxFPtipOqXjWGBZnBChgwhudzwAwVEIH7eoIRDw5rHneNh1uFynwGhL/QZrh+TWxQBVPIOputQNa4T8vrODM+byGjDbozuwitcjmsX/M2/2NA1UK3bBuzchO2wBK3aJPA1jM33buzAeTAb3u9/2u2ZGtACvw2BAStEbxADww3bWNBXyPBAMQtGYxBGpxBdokTkOmo3cITO8EMovktygAal5kTNemPU6ACVzA4RaoDbjIPglNCBagDUpAP4tkTkMkZ8UAEOMiEXMgESRiBNLgBMSikGfCCDkCETuCDNJQCU8gEAYuMEMsELRwPEsCczMkFk2s6MXiPI1gPJqGv/1m6DAJADzgYG1EQBU+ABxvQK0TQwk6AA/WggKZJG+bAQzi4REmouDRQDqzTA0j8mmZSp+nIQjhABDnsBDC8AeeqGyQww05wREkgus2hQgBxJs5hnRgxnD3RjBchGjiZpBfpMswAMs3AneEJnuZZsib7JN0BMh0rHuAZxoXTsSMTHoZ6EoX7ndSbHm6cMm+UnizDHus5PeEBnopaDSD0kxBEwWNDwX5AApQKgDUQgTI4FPVJFEmrQQfsCDpTwL3QH/7xh0y5qw18CoMAqriytAo4g1NAoKdKBBGQhfexBUZTq5jIPm0Qg1awhREaB1v4yBkYgyWASA3SIHX5NPojlv+aKJVTWQIZsAFUiAdrWTQOEARW8z1nORv9C4DtU8ATdEGY6rUV3CnI+hdgE7cSJMjxcb0gKrMJxEATPD5we0pqg8GfzMCqBECm5KIIlDattMDf48qw5LYOBMuybMGz1EAV9LV2zD23fEu4jMuCeLfRoTfU+TE6ghMM4R7hATPemiOC+6NF8sHokg0dMIJZ4LDR8Eu9ZI3l0IMQuUQpuIAnUAPMGZ0HMAHIBKahO4TZuy5NCoIj0MQPQAXDeAGHGzryEAVZMkTDMBtJMMTpOQVZig8HSQwkwI+WuyVtwq/G4YfHPEM0LLoBW0UECQK+AgTIyMV1Ak4R2Ew5nMzKlA//EnENE5A7FFPNBYsZElnOxYmcJPOECXGOW/yR6/EeiLLCPUKuQtKngpI8fJISLdFGy0u8gJq8xxMoy/sZNfmMe1oS2cm8axwNc/SyijrQz/O87pEa5mkdlcERHqSyOULHtPTKB4Q9hYgBDOgDezwUDrXHACgFuaxQmcoCmorKpMCpLHgBnaq143uJftgHW/gzaMmCZYmUAUoEgWipWLA+GJiISMk+OmgFTyAVW0CIWKA0sRKBsuqVr1y0tFo/mtCEGRAHQ+MBXnmhHuWASoCIqSqIRymOJNiOCjMsrCxKfew1Ei3ACgSiKhojn4yKtjxTtLTKFKzArXQtdpzKNVVL/zyVygbc06T800El1Bdcy6b0Uz29yoIcykW90yflU0MFwTStVBu0VEy9VJnYwZC5EWAMQjcaHTvZt78sRiLbGn4QhT14B1QIhVmggzppDVklAFJQu+oYst4a1dlExBeRlZfpDLVTTG/ynuOiDn6Ile8oDFTou1PYA/84lkfxpumYVsuoG+nAp1QlBelwrm4SBQfpHMIAO37oGvC8DmZFVTVw1m01JsjgMMO4sG3tO8vw1dyojjjxDxIpmnjouuOpDA6zkRm7N1GQBR9EJ36Lnl90I4dCxtwhMmUkRoaFkmd8HeaRnWO8t+J52NnZPI51MiNJPZB9nitrntfRkiQ52f8CYbh4W9COypPrgNSxJB/TopUz2NBDKYMQWIM1MAGbTakK01QMFYl+VNSRyDMTHcinVMqC+LOF5L9W0YRWsL4ziBSK5FKBkDSTCJYl+AE6EANbaBVbKAgK2qrxY9KLMEmPQEkVAolFEyqB0IRd2NdGeZZoCbWU+FoCUIFSeBSWitOkZSOhLK3EgrM/pZZzg71CPdRGhVlks1A6FUF0c9zFXcfJZVxD3UoIJEsXzFOZRVFAjVQIjFPOndPHTdSsBN3PHVHVXV3W7YtQddndGkbXAdX+XD27SZPCa0+OmiN5iljq+lUhsYwmgajnSh3zONhJOi7G+J5ijRPcWQ3g6Nf/jQpGayQea/SP0ICQH4ibq+G83xWe3ZFX79yO7ugtjXqRvzyeBn2u3r0MgPrL88yR1fhB3wLVlUGc+mSdAN2SwYHP91y8gfrPf8JPydsnMilCJ8vGeXOTNPGyNlFQBh490qMTK0SZ4toTc+SRzU3dmZW2e6jZlFJFp0Wgk0ozErgCTRihEWUK3vM91L0KTvGUd2A2GI2H5EPIodKGsI2Vi6jSKy2IqpW+xco+UliWu6K0kTTblcQIKKU/taoK9zMDG1A0g9jSLoUBeWEhrzXIx/WVSjXTF25Twh02ADS2wzXKfexTzW1cohVdwRXUteTcMKZcNbbcDYbjDn7jR03c/w3m48s149OFYz+eY8Ul5ED+4wsFWkXOVEZeZMHi1MA7GZCZ5OCp4HjqV3ybXvBBsmScJJz5ZKkprgu+DTt5rmNMRzdKnsaQz/QdHDO5ESIBqCfx1MxwmeCdEwKonDcAhP4IGmKVHN59hxCzHOFw18Kwz356I8kr3lgtvFBd5cDbqOLxsqmxXtRxHjlqRtYxVT2JxshrWIt1pB9DKOYhEC7hZoSyRs7jvMR7npB9529UkoNKknl+kz5hOIpyvB4MVz2OY0kto374YAwogxLwK9wrFaRDgYK2W0fuZ/rpn+KzY4/Qn/pB2j6zIYX4MxEgBZOQCFvYKkM7A7D1UVIxCP+tFQA6SOGaaL9K07R+SCDIQsm6NRcwYIGRnOJ+kNKLWAAugKonfuNdoeO7CMpr26LBRePz69zEHWQ3HqI09uelFsuuLGTPZdQ69mOn7GOHXmOtHkrS/ePRfWqwhkpDbuN/rlyr5urWXWu2buuRkLe6/Bi8hCPYtY47MjwvAdDbkecyQRLpXRKTVb3G7DLeaDLfcKRPkiN6ezda7g1n3BOMwmZpxNhbRt8n+Q1GAIFMkK/oSN7hUU/DKENMCoDOMeUl2R0y4QzV+1X7xQ3gmS+ieS9xRMf0fFDwIC7BC579JGAA3u0qyc/J80/D65LVOTwB9utCGtBmjGAERdAHFj3/b27QZUQ9HZwyKxmZsRZqyAVUhBBohS4FRsnQeBTD1WXhSxlIL04XFRVIyarhoshRVTkJSpOBCrCB99nSh7DIrD0Bq8pIEoJiroJIiYxRXdtpYWm1tUJiGeAB6isIhuDSqBIXF+1nL7pUMD7jwsVoLi5jwAhcdJHqLuZgtDbrOt1jE5djDNfu7HboR8Xj7XbUMDZdidZqGYfxDKxxEhfrrs7jhu7xRv5xH2cKHKyM+a1fxQCugj3y02En572jOdHV5p3GWn439EVHcEzGJSEZUY3VBx3VdxsZTq0u2enPk40O50Hg4LmRCHMAEuiuQhKBkBsBF7iB7txY3IGoySiM/7tbzXVG7NuA5dEgrt31DDzKXWYsQt+RZulJ2NuW3VX2RSfvZnRisjlhMnS+2G/GdEp33iNDbWzs8yLZRqIZdZKN55JFWTOpKMNu8gYenSIPH6qO2aweN4PwbgpzWpNCgzCYPTeewZugs8D9C6OlAoueLKVFiBtevvgW25dW0oWkWh8NIQO3qiLGvYqg0pY2Wx6SaZV8NWcXAYJI4ax1iLUNCTVFXdYC3KLWobBcwKTWmAu/okQ26xFH8R2ParVGd0o95NJ98dTNXLPs9xD3ah1PcbI2eH7vXKgG5INfcaZ2a4iP+HajS97Kc2Sc3XpbYNJZvLzGkMzzHMXzXoU7bP/vpeZivWYDNR58vnh2Wk8v2xNmouDTEV7TGccXibAztAMHIDsMAIEjeMTVJKTTiWslKYwFGII0CAG5qzgKIyfe8U/whV8+OXXI5rEiWR25JlaXuRAIRT1a9kvmJbyrl+f7jM/Gq50kWR7Kk2XgNvvjtiflZpIxWb3Qa+7Pq3vi1ShelLLT83Lo6fOX7XV6H/h2L+HZe5U9iAVYiQEKSKlQOOi4NO8XiMl774oY/hSecu9uAaoTSKpVuQiTkAMuSEkYErRhGQciRYhPs6qU7smYQGKIbNKgvkhQo2mbHqt8LIiohfAfzQprP/HS8vVdO5iEP8BYT0CkDPiqDloeb3j/h9/3ZPvqq2bx52fqhNd3NrZqv4V+7b9x7j/+PsVxFS/r8T/r6gdy9A/y9G9kuf6RfZ7klElyOhpC1550uymuyIvs4SHWXpyaKwSId57wneJX8KDBd/jenWL47iHDhAcjniLIb+FDfJ4gDmzYkN87iSBHnoJX8B28kB4FhgyJ8SHIgQ8odEDEBxGcXJ0kIZIEhISYjQ4rgvwYUeXCFjX4SEGEaESGBB2LslRYUGNLhw83bhwJESbLilzxgXxJEmJDjAQVDm158atQiCkhYm0I1uxDjyC/zq14km9ei1+z6h281+NcjH0Ffz18lOHChCph+pUIeSXmtpjXZsZs0KTB/9BkW6bc69B0abcY457y1C9ev9iyZ9OuPRs27te6c/Perds2cNq9YdeGQQFFGRKeiMfWdQYDigAfNMXS5Xv49ezYt2cPTntTllXvYuf2br52LDHgqYw/3/u28Nn7bD1YccLMD1KzNdlawEEQAzCI0Y8ucnBRiRcCDhjbDCzIgB8dmlB33QxTLJGICLv8xpxssImxwH0JLkheP/Xd94M2xM2jyQypPMjAGSSWpwkBZ1AhSz+ayNjdefGV1yOQtjGHnXu/eccdce91qB2TSC4Z5JNQ7ugkh1IK2SSWVUJJpZFbZslkkERa6eOXY375o5Vcigmcmua1iSaQXBb5pm9znv/J45F3rhkcnUrm2WeXPbZpJnxOSjkooYkquiijjTr6KKRWCoQRVaYNBBamkxr1VkucfabXRCXZ5ZVJFIXWqUeRq</text:p>
      <text:p text:style-name="Standard">URSYmCZRpdhJ8WEFUScztVSQwPFdalbWo3G2UttZXWZqWlBRIAJenQgBRyISCEFECWoAY9GsuaFK0YVOYREFEc4e0EJCYgS17DkOtQVVtkOBZq2Cu21EKiWXdQVS/TSS1WutGK1Ua5VoXSQRaGC1Be7Rx0WWmEHi2qwVQgL1hfCDBdr0WgGp2VQZNqa5hXHKLk08Me9dgwyp4Np1ha6/aa60kYLXeralHoGSiigbPqmyQMi9IFCuGJoQhwBIiD/18MVOkY6pprrqcEhoNj9DJ4/7xhK5o5Vl2hfIvmR2E+FF4pQdGwGVlLBGfHE0k8sDzi4hBkCkLJilSymcqENspy9x5JMg2hGgAsm2d99fcvWtRmVCACDbTgzEoQpI7jwwdZXIkpm02DOnLflMfsZ5uWMDimz5limKTN3itbM+eRI3yk56Z3z2bqXdCZaOup4Hgq6nXuaOfXsopvue++0B19m7afnTrygrVe+vPLNM/+889FD3ydHDqWU71bnnkspsfz2ihdguBKb1UsJT9Yu+hHHixDA19pFWakCjzrYrm3Ne5pbCOVPsVcZZY8QAU4hQDXgQyNiSA0BJJIaorDE/zEBzAg8+HEr711lVX+xSvVIRr+wNHBYd3mfXdTlPo+9qirce4m5StiXx9QKg385YWEa40LTqGooJSxLDLlnQwxOpoci8cvJOhNEYgHRMwcBjWo4pq6yiKxT/vKEa7Q0OuapbnMk0kQMjlOGHqRoHyXSWXRuoCOfSS96UIIaASLnqLOB5wVqcFOdoqTGfngxbSw4Qdb0Ixu1vegME+IaC5YgiB8gDpD3KZwAIoS5eLTIa3ZLUqH68aHACag2YhBb1ijxGgMtoRKV4Fsle7OAGiTBFKaQQAAiCafkWfFRn2tlbVZps8lNL45SLNLtUue55u1udbmEXfFcF0zh/ZJ3xf/E3SyRxzpdxgl4r6vc8WQHR2hOk5fVNB4rldlLYw7Tdkf7JjjDKc5xknM2/qrUampFqXRuqlZGVGCoGHYW9oFMWKWR1QVd9ZJgkUVWo+EX+JyIMf0pJC4jWQtlhJWRlYhvfUx0jP/8JxFRgGUlVOGhv0zWwuv5aitYiQlaUDYpGWrGYfbyGFdcspEFao9XKe2XSzVVL/zh0GHWKpbERCUSwqivf+wTjMJ2WlMfjmp+qroIqZrYsdSMrFcRJeJQ1kIvlUW1X9kTyCKRuShpxjKOscAZD1Ag1hD0YA0iwMDOkuPFOZYzq0hSmirNaIt+AOIMvBgPMW1ppPIsyERsI8T/GGzAgimc4JMVUIEoSKQL+1RCEDJgAAdkwDYZ/EcA2hgQ3hYwBgZslgMcSEQiGMBZzsZgrVxbgWg7K8jQipYBNiCAz9K2ggc5FrIPeiwHEFTJ2ogABElIAidGEIARJZObcYUeW90ax9DBEo7gfKUvmRlNM25Tq9PN6zGxq1w5ddO4f7JudoW5zOWG17vHJW91dVfFzNHMmen15nrNW1xgXte9860lfsuY3/3qt7/8pVJGvEeVXUlVezDhzEhDRtIWHgbBHpwhCRmqFZw6dCIjvJgFKaLhYYmFIwgG6YFZZa1SOZUt2jPKSbryPsLQdC0gPdVRUjoWhnolpV8J4UpV/wMXmSLVYyYO6bXoAkL8tcpfkQkWrzBFqSLSkMUl+UrFEDOYFT5Zhp5Si5Nv9RAqQ5TEXgbVEDezsjBXlSHsamqPTcNAd5GwXJSK4vCoGDv0GumrBLDBzsS6s52FgATx0BF0/wvf86DxbOL1UnookQX2VBM+jo4SzuzzjcYKQhCftDSMxDBXQJcokGYQRCI8mTX/yCCR8xhQLPzzySXIwJOCKJwZzJCIuulCQi2SbKxzHetKdLJv8RAFIwP5yVgLogI2mMGBBPejUf6WCEIogdHU+93m/i50duoumASdXFw2U7q/wya2qf1M+mZT3Ne0b7e1GW50b3fQ7dZuud39bv91d5Wa0yb3fcFbb2umW77rvmW/5d3WgRO84AYPp7+uV7EEb8zD7dQwqOL3qXWJrDI6dbKrniwaiS4cyqfqmIRdsmW56GXhBhWfmTdzY61YRlcdpEzG0DKrkuMQfyuGzEVNfFQOtqugHWQNyvSV0Hfq7+MX/zi8WhpgDo4lex2Z6c4p7NOeRrmnPj5iwuBldYVJ/OpnIWqmlppEpZImZEx9cGcQnK8BDzGmrZm3tOPMbiXBRhM++xkMzirW6JBADWSU48D7BNfzSvNpWYgaMX+k+C4tyBZimMEKIjvsx5oAtgsydDzoE/nbMiAGpzCQICyLm3iA6JONzfWlK4EhL8b/Yx+N3HXhLF24T8IoRxLSPAc6KQNCppoLbdvtFTVhAyw0jgnauDe84Y47gBvT268LZ6CJx905I1fu/t739OPLbuWbm3K+DHj2pyhw7NMZ/PQmvyzFH3fqjz/e3a8vwNmf/PFy9dzOZ65/8y/o/eu///x/U/WgWIJ5z9PxCr4snFfgBV5QGWQ82A4NjIQZC/vYkE4NGZPlzw9tGL6whMsQS4+5igVxDIYFS2C0zDlVWdS1E1WkhMtVykxRkImlho2xRbvcS8fNFAiW0ELRYLAM2b1AWQpFlFDoEFvAoJYRhmCATwy10A6R1BJiSmUYhvs0GNidT/yoHZmNmRCtzMeR/9BodMy1PFSvTJD/wJn2yZn7XcnWxMJ8xIIoiMJa2YIt/BHT+B97ndHhpdGhIVo/tNEbJdOjzRGcOF4rzKEu7AMi9sOpwUYs7AHe6IYmtIIYLIg9oE2OkIfdxcYkOuIexIPZeCInmhaB2EIsxAMneqItmGIoGo0XtYIr+kw83F0snI0oTKLf0EZ6sOE+4M360V/59Y61Ndq/6RV/bZtzwV/7qR++IWP62d/3pWEzOmMvIt8dDmMv3h+4DeO4ZSP66Zv31V++3R/+hZ80JmM5RqP5xd/BrSM7tqM7mgfD4c9ViVy50BSoeIr8WIa1zBPCJCCN9RNJ3JATuZMGMREQEf/hxmCYpWSEV7CMQqHFWvTTC07KweQFxljkZmygxkwYBhXFPvXKS3XUTIEUvCBY02Gk2rELEhmd0d0KsMzgjOHgTMHURkWclAVVFHLdTWKkAvFUqKRGyglVXtzTll0MhuXg2B1UQZLd2V1YmH3UiUFV/fADzCzjVj1jVqnR5wgi4JVT0wxe/sXGzwBCFtxV5iwedAWiJKljlMQiJN1bfGwI1ZDHKgWFGGzl1tQhXoZj++WX6zQfVjYT9HHfXm3fNpbRLpEjNc4fM+6hVR6mYkLm+aVjebUXOFLjVTImNDrmOSZmNSqjZhJeYPJlZNrh/5kmap6maqamw7mEVdUF03H/T7uIoQpNmZMhFBNB5D4yFEJNzPrQYEnt5kANZ1rAoNvRFFsgFfsw1c09lQA+1AU1ZNmBlFGklEeCFAwGy0GlVPlk0PdUz60opUZN2M3VYAe9S/YooIc1BpJNmEA2IRNWhnZOIZY5xkmohX3eUEn+RVEl1PnoI1Rt4VN2Ro+dnRKpGQJ+Ifm0TK5wJmGW5nx1VdXc0uKlpjkCR6FFCiPGg6LBQHuoIeBVCZqMKPDUIf49SYV2iV6qYYqWBySZqGF+4y96JjpaDWXSjrY5aFd2Y2hWpjiK5vvJKITy6IySZpEu5oUK6WR64zh+5mbCEhpK5o9GqZFeH2JaI406qfzp/+g7dqmXfik4xaNRdGCmkCFRyM+65KNntNkPfcZtYuCq/Fj/UMbI9CBHNhyb6dM8HpRDvo+dFtWn9OO1cBS5hMpoZIZcNGBIXdRR7YtM3dxYzIpT2hiYER1LAqTGhdAIcedM1ks6FWCCFUwFMkzAdB1OGozWCYzITeBNserUVaFkvMtSJpXYkYyCJpWAamEH5YsQndzbNWmNnqF70V1c2g5bDuZXLtof1pJs6AjUSA2PoCXmRNK0HqOKWiuMZuu1pmhhcpt4DSlq+iKc/KjNiFP0TU2PAuljgqaWEuk0dmawEuaWWqm6viuSzqtlMqkvflu73miWBimSHmtjCuyDmv8jlbqrha6mwiYswy4sbgSg+BAYVQ3he5YdSXHPWyCqS05hhJEnDapPygEnkyHEFy4MmsbTCwGUUYQnPe3mU9HPofqkrRBZS7hcdVIk/sAglIHgSQbZeS7czh1Z/2CZopZnzTbQDcZFDVWPiaFnRj0Yl0mhp8BKxrLQyMEnFJoZ1dKnQ/RTxnwtymYhFuYqborMaBjoDnKK2HnUR8AMwfql+EnocmmJtC6sooCHeEBKbpRiG32oWoroXNpombhoYRIJiUbOXm4bXp4rMbbbk45T98VrwTIus3KpMF1mZlKXNvpojCopwJKruCZpvbYrNq4rvF4uv0npaHrukgJr5x7/bMAe6eMSbOyCqe3eLu6GqUGtxQSdkBMRoEw9HUwVmMo2kcQV3Qh9zFXAWHJWTBfOqYmlSgsdWZlGLIMFnclkS0T2I9YtKs75z0RopMkw6qB27XZOpPRWD7oMYWa8VIFthozBaaD6rAtNSv0AFEwy3RMFLwd9oKuiytbxJM1hZPwAJasa8NfF6vyAYGmcLdmhWRPBYBG1nfX2qmxW5ermKy3pFbWSF+1+0/KsBz6EZbNyaFlCq7RazbjOjOSWq2Bea+HGsIkmrgvvqLoObOoqE+jKrbkWbDDiKzcKa2hiLpZy7gcHcZWKrpLi63uBq2hqsBIjbObaa2dOceeObo/C/y7COmzDdjEXf7F+FaGLbc//6K+ShR35ZAqbAegCr5zGnQ+QUZjHGtGZYWClwpNW9K5F+eSZuex4zkqlxIv31ti+uJijumDIkaAMCt2E/WDJKChSDgYQBcaOsSBUlkyCnXEme1C6TC9DekZ9cqwTJmF8RsR87tBLRC3L2cWXQdzYlpkWAsuYqRMEJ1UYblSJCZgZ+usOBy7isnAHg/EH2wYa6a2RkCUMnEKxcmUHxwwWR6v0Vavi7tujoWvjmhu98itbtrA1naYx5knoUjEQZ3DtGnG/su779fIzNzE5ly4R4/DpRq7mqi64avEzi7O+8vK/RnHu9rM/9/M5yWNAX/8t/wKvQxIgbIIFcxaL/7JcnJ4KXgCy2Y1nyOHpsFBnPHqkUYyng3HvFYYhEVoMsZAgynmvtcSvzXLkSCbYBIckr3YPzrJKhiWdG3uq0xHvp0oVrXTqDE7dT/LxTvqmT+8UxKhqxt5TzPlQcj6w8TJ1jT1qEGHhQHikBBcYprgtOZuzFXErNKvlOoawsk4unnyVCUdN4561NDfz6Lww3cpwVk7rsVJoOdPzlS6xvKqOV/rwOaNzPmNpjb7z7Fpu6/I1wOZwZTKxEF/xvCX2MIfzPnOzkVpxutZ1PO+16wqzF2c2Zm+2dkAsVbcmQqsxPTYwezZG2G4klpnPRxet+qj/C4HSU8kW8D1a2NJSUMkGJdaJINGCZAV/VETy9lgImKd6JCX/2Hxi5z69jyPLKT2CYdJFYAud1A/uWNNuUHVTtw6x0xiHj5Q5IQvVUBTSRc3lk5NBlAIPHRtrxiuLmbBEdJudHVAKNNq6DGdgsD5nM/m1Zee8qFjDLaFkqKO4aN8uM4Gv8OacDndFn1fLtRRZM7Gms2Vb33eNs5h4s+XGnzoHNn6zrlYnKRJfNhRP9j0XqTv3dRILLGCD+Lvac3/vIYtvsWDztWRH+D/XuI2DKcNtdzzW9vYYdEsRr8dNp0Mh4fywZJAvdwLCSlQxYXOrr4GFzPsc4Z9mDMiCUMVE/xmdhpzJKNzKvdhEujTRWicHnkxMUpVDLhU+eaxapIqNOWq+3C9kcKr7cipJlKr5CDVhiKpP6Xme/3RFkthFJsTCMZUD1+p0jiH6ZqFIXYSZi5SrwJkTa3j5Ja56NTYIR8/gVV+z9uHhobByCe4qecI+3OU3g3PyTHNashc2m7qMn7hhf/pdrzU5Ua7lpKt/a3NWg7iE4/MN37fsjrilOy62sfOGR/pi43phRzay/3plU7hivziMc7a0aza1C7Nnk7H+WpWPJSoIXnfDnLZoU9w87eBQWhgs46OgBuQdl1z4wOZHqGm69xAu3w/b3SxguBy+56xvh9CKKfLRtnlx0/8LaV/vyNUTe4O0RIu506YQkp1yEQb5jr3PexaGEmqtd5O3fWoZlldQUcWcRIJ7rir6UxV6Ux/ULTdqPYUFQdh3ZYv4p6f6eFU7sx9JMTdKb/BtFsDAH/6lLyuJoam4XFrzD8MwIN4wjs48ryc26zj7g4frhTemhlK2s/v1zL86jBM7P9ubY6Pjh8duC0/pPLv6iof91iu2ri97spc9ZN8427d9wY35dTLtticG8CI0m+uv0xYkYpCsfRY8Ph1hjkGwRk3y1SYoTb7mnC7t4OMmwCCqQAs6bg8GP5X0LduLowrvy6400B10VEnwoQdk/dIvTMcUqJI+kHtU3RPkby7/77cTtQBrbcZaXVELldbBqlEl5XTeqoKmBgsmOnv3agWTuQ5Butm3/KEBbtLnNTVlOtlfIlkyGuN68OVwNeecOs+nZeLF+IKPJv+d2zrj9azrNb3e+q6bvbGrfYgnY9cTdtUTKWKza7Hn+rGXf7D3Ov0/toc3P/on/7T3v8wDRLx+AgkONFgQ4UGFCRkudNgQ4kOJEN/he+fp3al3/DJefFcRo8aQHj9ytFiRY8mNH1ma1HiKH8yXHTXiS/nR4kuOO2d+1OgzpkuaGfHNPAVPJtKdG2VmjOn0Z8qTJj3OxDjSE76rWt/BW/nU4tKlWTme4moR482PVz2yHcmPK9mO/z5Psgy70u1Zlj+5el1a8aPfll/NGp3LdazNi4hXsvRYVy3JqTjX1m18MitluJp9OnWsuKhnx15pSg3cGabjlaFTz0VaMqpOwy9ZD509lHJusYo5CoYrVeNN340XB/fUD3ly5cojNle4HHp05M6nG5Q+Ebtz7divd19OcFMWfwRieTcvMZYYSoZ4vUsu0HxB5s+Rh1/lHv52+NUjVudP37/z/nsvO+4cElAiBBWcrz8GF9SPPggljHDBALvbrkLvJmwowwLli8/DAxHcUEHqMoSwQxL3kw7F60hMMcQHCwRRxfNqXNHFEDnUUEcRBWyxw/8aDLLHD4k8EskklVySyf8mnUSQpI1C2yxKqm7KSqSqtMwSy69U842fMNvyiCNPPGnqHQJaKvOz1HbibSXSVMPtLpXQ6oitLFUibaq66jKMKduI6iyl1mSj0jLLvPppLynTGnMkvuZsSzGMUCMqTzxZm+xNnho1qzPHrOJqLS2zsnRMLlnKdKtSsdLyL5mechOoo3RqTNZbC43pNVo9ey1Qm36S87c4vVxquOHcSpWo2wx71KxIm61SpBmTfBFEB418ksgblwuPCjUIxBY6W/oJD4Z39jNxwO8Mss89636UN0cL3V03xvmQxHFcA6PzdsgL6e0RRm6hw7dFdmks0scjybXR2hPzrRBIFhku8eL/IANeOCEYJ8S44hw3lnhkiv3V+GSPI4a4xnlbVhlghmOeWeaaab7Z5pwZWnVKTSvLUqTJHLMStJaMUupZMmuyNDjZ3lGDqWFlvdTZoJKKsymZipLqprAwG4rVMcXqKjhji4V2peAUq0jVU5ktkzFGGeUU0rhUq4lMKSN7UyWrBS37UTbhxsgvyzLDKbLDS/ITVa8dQ1Wl0WhrTehbIUNNTjt1sqxQz0ILFPReZ/2bptoKKz03wBA/lvW/iLqp09WiNJPjmmFOEEBtdd6dX5IHgtdeGROKJZ7w2gv+4IE7Vi68F1BBOOUGod+2d4Hl81bIgUVuuEkM23WZYN6trZ7H/9pLvv1hkFfm8eMRMwZ/R+HXdz/9e+fX3XuT81c//u3rT/5l1rMd+wYIv5T57nz8C5/BGNhABz4Qgg5cjErKVqrISalUQXuVVaq0tsFQqTOfg01QfHKKkHhKVGOLXddENRc7pc1UMbyLWjz4qWnR5TZ0iUlYjOI61dmFgnerVKWqEho/fWYxj7KU6SjFQUb1DU5GvOGgbNgqZllxK6pyFZ4kk8UkfrBWs+Jbrn5VK9FhkIxHQSMKnwI62JnNS8NRIaTo6KxN0QZtIWEi00hznATKL2T10l0EAfm+5IBLDdObGHQ00Q9AnIEW+Mke9bTnEPvgA3n/yp27Mkmh/S2JfP/3w9/u3DfK/mEMgoo0kcJYljMl/c9/B2wlK+knSvt9koCBVOC2zFdJA+JSgLo0pS8LubxuybKYm0QgMi0WwFwacpk4k6b4pllNal7TmvFYVUfKQiquBE1PGGQJsYiztR5qTSdhAsQEFAABCOigDi7kBxWM4E4dKCAUarGaUE43G6SR0C9ZayPs/HSlablNg13RG2HmyBO1LHEpo1pWnogoF7mpbix0ZEsLQcI6jBKHV+gEG168JBe2+FAyi3ucboCouMtYUGjbPB0IFVoa1fBzb6ihYecMBRse8hAqTJwc6WaSKCQutDetu0zZZugllMzlOLGEZS+XZ8xJYhOa0Wz/3vOO2ZD0gCteBBwkdJonrqta9aoB6l8oNYkzZp6VmA6LES+f6b1syoutFqMq7uSKvWjy9ZdvBeACZwnYwv4xmIQdLC2HiVipGraWp1xsVifbvsRa9rHCbKYtIwtZ/RWQkKEV7WhJC8EqvW6bKiVOl1i1qUc91TRe0gg93elOBUyAAE9BCj11UNvbEiBolKHVCmuKxJ48NYPf/KKehMW2tJjJhoAiKmA8ccac3CVzR30q3giVNz0+0TI/3AqbUBOaTEXrh32TnQuPC148zs5UpLoifFk7wSvqxVNpLBZUduirNAqGv7oCClOA6kbAzFGOCxXMRL8oLWcdFIYOxhQ3/y/iR+6hDLMCm2xpL6vYQ2bhPnBFrCaKlwUqYJJddG2I8QhQSE128kOabaBjsYpKEStzXqnsl10F21ZX7ouymfVshyUb2CJvlrFCprGQdxnXunK2slCGK5CXTGQnG/nKhx0ykoMcZRlj+a5hxqqYyTzma+JEj2WZnXl9Vk6Q4goqpckabOrQ29rCkwCiYBs/KFHP2kIAnwZF1YMPNTWHbu6COb3TRvjxAAp0YAQZSIClGsqUwiX1N4zCiBp6krStLAtweQPVoDKal7y08E7FigyAczU6VXlFLnBRImNiq7ga2le1pbpcXSBX3AwOhjOlOUmdEH1gnf6wUFtjG2yYTf/gOfdzukUFYuo+CCdMw6m7UHRdNy/C5ak+uao4LjMwk1nicOXV2wopD/CytWMXsRuY4U4rgZp8VyvTta8RQ3djcSfmTmoY3Fv+7LfvjeOAH9nHX75lj91d5YXLGOJdPrjB94rvGyeZ3xhvuIe9vMiKU7yzCA85xzlccpOfHOXQOW0F5fvGX4dtpsVN6mgmSFvb4pYUQDnTO0SRBT+/sw5qNlqxkkWcu1ExwppSlZ5E0uhHR/oDYhhqP0/yYNCZRQQgkAIQSOCJsQ1bNZORFGrRNvbwqsZt5BUUQimMxGJZ5qJygzsXDxe2uheHUlvUot20SLb++s2/gI+V4NeIzsH/uxFUO3xzgpHFuonazYtGEaqmuvndkZqlLBa2+MA9LshRpvzibw3PeEK/eeWQ+JGRnJGKRYTILJ8SX5stfWmrTDP1zV5iOp69KkGeboJ/XOQdD77ve6/k4mc8yxvX+F7rjWGSE7/2F+Y8Wv9qejBfq/MFX77ys19uM4/7++EH//h7xLOyMRcrbM51TXlzTtaEdC/z/DkZZiEGlaCKH6KoQzuBfn8pzsZ0QopXGCrxVueFkEuhTMLRIE3SvM7aGEqpBorT3uEFHg0RJKAE1Kww9qnVamKfQGfPHEWjGmzuKmM3hsbZOJDuFkNw8KKiFmqlPorXWEp1GsfNlugA5euC/1TqVlDQpmjuB4GtBxOPCJnt2Upn6lBn2iaFblStdaruMlRI7DYiqpBv+6APryiO/Iav4lxv+hwiPSjBxMLKgPSK3e5H3tbK+6xJ+5Lv+nhp37hvR/zNDfVl4qgv3zJs5Ljw4aQMtICvDkMPfboP94yPD4Xv+BJOlvyqDR2LEQ2R4eQwEduQyv4Q9C4R</text:p>
      <text:p text:style-name="Standard">EzNRgg5HzeQE/yYDLdhsg8bpzRInbQDBCOyMDOgABFNDI0JBAcwB6IDrg4brWPABHypwAyRtAl3oToAG72BuLhZQChqQajoiJ6aFNgIlNTzhAbJOChyABPQsASdlTnpN06LkiY7qiCgFbo7Ri+qEc8IuVP82JVRwQqK26VWWyO7QrIg2ar5QxYvYbuZsZVYKBypEZ22SYnNcgo1i44KKrqEqCvIo5bwmL2ngAhiH6i3WYhLvUPperA/j8IEeUTpGjzwK0TxIDFxQzOPm8FyywHmsDw/ZKsYIccYEThF/b6wUjpMqUhLDzeF2zw+x8BAlbuIG8Sb1cCVrkviaTycjkSYpUiU/rhJvEguPUihJSctcEiK3UPyiEiqnEqtkSqGCKxi5KHJiCvAyole8sqc2os9qywg+IM+YonPeYf/saQJIwdWiKwBFIAgkwQU84FbcpiX6ZAfFyVOIMQM+gNIUzBYxbVjs4hQOUw2KIi3OyWqQhjT/rmYADwwm4qIgGYyj8gbApkKgcoUyTypvWjDtjA7XPGjRgM0dfZBn7KLWxnFoeuhLju1yhM0HhzAwYgOobCXaBMUawW5OGC8Bsa3tlGq7KswKlxL5sucpw08pGcIL19Ag1k08yLCV9Ko+xAOTuC/KpuzfetLeINH63tCXiDJhonI7qbMRAxE8kVIj9xDKWDIm0fPGglLjIo4nmzIiATGUnMkme8wiuRMlEfE7AXE5n08TC9RAD/RBJEPNDCrR3HHp9EK9IrQjYK0kJsDOFKD+qAJwPKHObCvoFqc3UoPxMAINqmAEXCAB5kYd2QwY2U6PpGQBIy1Ft4S9SEfN4PEq/0SBFp0qvRqFSi5qJHZzCdEOMbzJ026KHK2Rik7nHMsLi2JIHoNRvuZxSqGUZ9bxJATDnMQIVwhvV7KG1TKt2cDijTDtKx7QbRiMwQjNNuIG76BtJPoIPvcTDyWS306uPy9SPFqMQJcD9bIABk5hgUAyHmIBXcTFJLWwfPrUYGZyKB+SUH2SKI+JJuPTOeuTPXeSUQuu+u7TPxHLPX+SPeWzKIszQLGTVAf0VDk1D5cyTz/VJ71TKmeVKmuVVsUHOaiLwtBP6U4r2DjTaTawFbvCQm3rDMLETUBFIzrUHBSgDiTsGKXtBzpACupyD/5pG11OnF5odPxyRmGLpIhOtv9kBzcBQw2ocXI4cAC5NCjWhiewVV35kaay8QTD6CXgtQMDSiwm8wMjI6W2FUJFEyNi8zT18jTzcqVmgoV4Krtw6jN4ajMAkmyM8C0Jzah6VHWGbWwYz4MwD4y2jSaqMGY69SQDlCpVdSGaMz37gXjE8HhqyU5/JwtedmSkJ0HE81YTFVNX1jzts2PocFJfb1Mv1Tid0lSPb2cBdE5j9T1Fjj6HVmmDdj1hdfhe9Wjr9Goh9T99dmmzdlURFGzD1kAJYuXE6RMvqL4akjOoRDDwJiuKwiw6FNDYgKN2SA0mwLdmISNMKKNix0y0wuvkki4TIDGb5jDxwSuqTtYOw4T/dMIBV8LRjqAYPwAmxGQtzCJxve4wJ9Mzwslf1+JMKKckvE7PFKNxD3NRKreN0FFMelEhk27WwFGc6oQJUyfuAMO9DFIdNSVK9Ygt7sR36WsFXUUUOaXQnGIfrUbZIhZpPCNiUQhYBiovNzaORvDTRjAJqW5UblSolGsnLOyVhrZ3cKmRBkIM+mEf4kEM4mEf+uF8kaN9WzVpv2VPy4PcrqORmkddFkkmP+wF9OGZFvU8SctRH5UgxEAM9uE4ELh6IvUKRYv3bNZR3QplsZZqH1JpiRZn5xcnAw4oSbZUm1ZrC/iBWbWrQniAM7UmrVaFbdWFcxaGX9iqzE9KsuQX/+PrAFPw2UYHLVWTI4oV0GZBTdTmJ6pLbhWADcRATNrouoqKI7IuE6JYEqRACjoBDrhOc88ABeYSETpBCi6gBBKgNsOEACigDY6gExABEQwgA27gIyqQARNgD2zC0YIAESLtBvbBLExADzrAiiXBAICgB14U76CR60rlAfi4A9QYkC+ABJTYLIoiBjCAWqtYCgohAG5g58ok6ySB6yaZWr0YCJ4AFS7oukrFCeVMjOS1Ax2q/d5VdB+noNAOiFjIBhNnlmuQNb9m1GgqYkXD2IIwcmhzYkPnXgFQ8rYxvLpx2iptjrLtTP/CdNFChGeSx1aVIBIZA1CAm7vZm7u5BP8+YCD24MecTztUNjkFgnjOcDrt0D+AZ2NWSSjBbwZYgANsgA4u2IIVhABWYAoYIAbetyQ1+FbhE904mKCj735ldZ+Ls/kaej8TGuSe1mgn0lNTOJ25dvtY2IADsaIjWn6hVmxHmqTx9CDsa0FTy4OoBEv3EmQHlndfkf8ggAyygBqdlyXYYKaNIAtoOXDCNesQIRO62BQ6IY25TgyQAAE6AA7goIvTuBPweA9YwgSwQHLTOBcQAQ4uYAIuwlsnExqlIA0+4CMIwAs6IBPgwKibegQCwBMS08A62ZGpEQnOGg4kQa3T2AACAB7yjB8qMAicuouJWgoioQRqQiM6GQj/ygAEEEES1LipMRAVjtmh0LF0UIpPlBTVcMOFtuhJ11FXQVvvvmi0cdRKR+h4/at5A8/wkreYByoqwMg3r5e264ai2JSDKo903qJapDZqk298J+YeRAADwuCbj7sMwrmR3tecRbo6Q4xpkYPEqGAMK6ZkCQSdBwtiklO0FuAEzEAAtOF8v9ZrD0ITbEEOuMAMKuAMNKF8F25qMbF9Sriao5tOH/qiuZtnWzi/RfiEIRpVv5C+Q3VrLdq37zSkyVufJRrAOVqjYxjCZTjCJ1yyrJJ7X079tnUzv7Jcl7dUZmGmgc7+RKMnbI4sJxsb6SRNVIAHMCAI+GCUe4AHsgAQ/94BCXYADqIxBHoADXbgCNa4BNYCCaJActm4B3rAxblaFPCBGKFAjD0hBrDAsV0gDvKsjJn6RANABEKgDTBZiVP6KIKa66Z6ASVhBNLACra8DfZaDMzE0aqgEyThEDKAx3cglMkhA6kwqO3ADr44BFp8kbeaBIa5UX56VsxJdPJVXoUFWUQUTagNB9frX2nKpSidcxgnN7Kr0mnwXpGUJuSE2DxHYhVvlZVRN3v07IZUvcRV1Yqmgqpxv/hSZMsZv5GzlOLBFlQAA8qgD/oABXr913vd11GgBACBxDq6uc/ZxK4zo/ejrG7PXlbkkvzlmvu7vgHGuwVBAOiAuS0xRf/EYAG4oBIY4Azm4cI2mMJRuDw7WMCde6HvG8DjW1ZJFZu93b8Zemk/+t4f/KBpHd7z28EdOsExeMHVs6QPHuFhEiGiZFGKC/9Ms76E46Y8qOxKCBZri/50VM/K4mzMRP/4TweMgAr0TCOUgjeGSE3e4QdevC49gRr5YQEwIABKIc+k7sr5AEWhRnC5DhfVhB9QYYi9FR5sAAu82AU+gBQ0YgFqAMgBlx88QR/qgW1JLes6AaltvAaOAAM3QRTUwOvxIeXxQS47QQICIAEIACNEIQZ8XBKkkRptAATUeq8nLU2I/o4DoMZjg2+UEKX8NdXPsb0GI03ty+6+pqWbKO//EN+00693RRG1vvQeu1SgViNZx7QwwXU3Bsd6G6xucHukXlfCwKkqwPe//zO4eWwgyEcMCOAHUKAMQmEP9uHYS//drwMjtbNCYoEjZ1aSWAl6/mOr8tPGosMW4mEPGikeFth8D0IXFPFf3tsgNOF8yzd+5QXcvzu8xQD5tf88ykP2GdggGFggEvggyHl92zd9CyIWZkC92Rv6BUL6jz0e4kEX9gD+xWAP1jceRMHaOWw8ASJeP4EEB/Y7iDChwoQFGxp0CPHhwokUF0a8WFEhxogZO0rc6NHix5EhEYLkWHIkxpQiUZZcydKkypkCWZ4kmfJmzZc0Y1IE6bPlzKAa/3sWtGm0J0+dOIkeZAo1adSpUqtSvWo1K9atWpsqfIfvnad3p97xIyv2Hdixp/CxFRvWrNq2p/iVrYsXbV2wZeXahSeWihEIhCEoCFWWbdiycQnUUVBYhxFUatPO1Vv57js0Qfi4SKDm1F1RBCiLUosPnwgQUi6QUPsjiJQMoDPj6/uAQocRtBfsQCQJCAkCatS2qAFHuKezau3avXy27mpEwknjqMHHdWh+/N6e8n2EdwIx3ltggSMhwHJ+00d8rvzuhW5JLjx4cota89izzjWfgpcXXv31B6BzZu3FH4J3xVVZXGM1yJyDDcoFlloPxsVcZRc2Bx9cqFGI2oZyxf+Fz3N3ZagWYHqhSCFdzPX1XIkwnugfZn11+OGE8DHIIH8l+gUkf5mN6NeP/GBYWXcyUeUUTA4hJdNTCsUy0BkYoFDCDeMw1NVOMV21SRZUqNERVgeF+cI7SxkkZZQmhemPmkNlJeWT/WiC0B777NGPGJqIsSRC+8SzTz+FFirGoHXuA2gs8eCJkCaxUJlooQMNuscCJ1QiAB2GEqpoQ3gKpIsmeDLaD5UHTSqSQboYOtCfqn66ABeVMHDGPPvocihFohi0Tyx6ZsRVsUrx5FFUTlVkbFBAfdkltEyFNK2zVUlLJ7PXaqustTcRVW1OSSUbrZfcRkuumeJ+u+y2y3L/1W688s5Lb7323osvtSpZJldZZ4X1IIhHWoiWkBz22K9cil2mFiCPESYZFR8myN07oUBG2GSiPKdhkAhWFpt7HuwBI1miZebJAshdMMFpInQQXBwmd2dgbh3wkYEhGMDs2juiFMePyuiVcGB/Y+1HVnQ2gMCHcKiIorIkEkxwytF1sbUaHK6d1rHNvH2ghmogDN3vKQ+I0JlycwkZ4Y0pgnhwjnLnZ1tft5n149FpXah3Ypbh95beBAfOb99wBWy44HujpfhZKuIFYNJ4k1XgXYC9mCBYHNsVVoZsv3P54XsDvrjepqdV44Kqk4VfdKjb+Pp9VbMJLro/TVTtUUUl/0SACCiUQYIsmujubbZBwUkAlS4RNTwgWazyDrtctinRmVnAQKa51IuLu6FUPrDCFEtUQj4DP7wgxk41gc+FDOTfasM7he40AwcydMr++wzYwI9AtvSzAA6QzwyCMIMZBjhAMyTCBrKIVDxEcQ85TMF9ZpABA2JAgHkMBFDgO0EFRfCrhHSwEhXggRhmkIrxVcJ9gihgAStxQDMIgBKjahMBvNABUwinhnbKl7ym9SykGEt7TepKmYxXvCAKcU5rCpe+nLgur6RLilGE4hG71cRxTXF5tYPJu471Rek90XZbNGK7hliuNKJxjWpsIxvfiMSFaOhugPGbhe4mO365Lv8xeITLglynuY+9gwAEEEUddEAYBczibpqBzyETOYvidKxCC7rMjV5Gn1FI8i51IYAJQrCDDXRACpLQ2gTUYgMsSKE1JChO2DJjMymk4RNHyIRrFnOK0yABAUeQWgDGExYklUVFYJnO1t4xgyEcgQ8GCMAHxCAXNfDDay74wD749Q41rEYSF4iDXZaGiJ5FxxOi2KbaDsQ6vxHIP/25zYAEBM8Ehc5AmJnb35rDIGyCrkP3gc+/QlQhfMKnn0kikYcqQ0yCaWZgSbIkin60osvIqDltQSdeGMnIgNpTowaVW+eMtM/PGexuGZqnwBjkiUBZcYlP6qG+inIUgsTjHjH/uFKW/ncnHsaRpVYJ05jORRVHUSILacpim8xVkzDxAh8qrdO27CSQBwRQBgQsoAFlSAWN1IqqBKxEC82Aq4SIoVaCuOAErWrARPyAAJrYhybI+tUYdrWFgkgEDywlEE3MgAUq9GoLEyEAGBzEVHrlqyCGEANADbZWlVhg8mbAhfHF1YAubGElfkAHe7RJDA/4QQeSYArPfGB7ToWjupBFrJ3Gq1lJpOIVzZhFMXZPtlUEI0+VKBTcwlS1Y9RtbJl42+q9lknDhS1QjVtGLxbRt9girg+fC93oSne61C3tRw7qugwR1HNzHObk4AYkf+HHkmQRRVlmgTEF1AEen2PL/ykmgEjD1AFHejvSWcZyubKoITaeGZkkx1LTDuQCDpnoRCnhEM6WvSM3QUAEIlpTglKcIjRqieURjtCJC5RgDxjqzilS6WApGCANWTjNcijMOLOYkwSnIcAZzgMcA2TgBhzy2i+PNl5+LC04JAhL1qrDr+kAmTEG0xGHGNo5HGm0QzdqJFyEZDr8ACx2B71P4MY7Or8hzo+jG1wft3zlsSTZRP2RHOYCZLC6TBSdbGaoSEsH59PJeXGpgx1d0hId/PgHj31U0nKRm9w5uVQhgCIAGn5HAj6RNri0TQnymhovPCmVANYdNO2cKiU0kenSRdSIozRhixXYr4AWZAAHBP/4A20odiABXMIBLWg/r5qhAmegkqnkYCsZcBXWHDBgCVvhJzmwgAFjMLX7LFjsYjPggnsoyAym4MFbtWDYVBXE+Ya32DEsAbAwUN5eXR3Yg4Cv2Fywn66Jje5i24AUYsBpP/j0AAR8NglJ6GahfkW86tbWi8r97WnPCOjZarGLA2+ua2+Hxd66y98GzzejbRto5iKct021tE8kvm/hhrHgEV94av9NcNO6ceQiLznJT25yh0+kY/5i3Zb9xkcO6Ydxeibp3cy8z8oQAL6JDAV3NNO5ujxSvvtRc4Oc7LbNdMYFmqQwPFJJYEQc4RAOKAMFQMBNBXtCDDZowxFMYYr/XBjgDaXI5oJ1YwopdMI9N9gY0LuDhJ3B4QiIGIEDSPBzDvGFPSCgDgluFANeSgIRcJDC3feAzBDsRj0lepxdVGbLCRRyx8LJJcEo/5rM0ahyJkox4axcOvzkV0iRI28+J4maCBHMnzsSUYamzPqB5ohFrucn6/Re0HT+U++WYxjHSk/mOneIRx4d/o4a6jggXQ6kc4FokYr8IrGQsbUY311uJSIGE1wpAKWIknOpLxWfblrgQY2Hpo2q8Z3EIkzQo526XApXWotCF7YY3gyQQIq2Ugmy7rtgTu8hatsWWMBmC/UjA38lAqigJ5C1BDLwA5TwFLZQf7YQQGaAWX4i/wat0Ar1Nysd9A1hdRAUyAHbBkJP4SgBtEImBGorQFUIEAO70A+2kIHt1g/1Iwi0Viim8ih4AikGoQmdNW98kAJxYCruhnInt0THVX3gl3APp3JK6HHF1WjXx0UZV4UMd4WVBlxUyHFWeHAdZ3EKF4YVR3FkuFK79X1gqHF/1m9MGIX6BodxKIdzCF0nwS91RCFYpiLO9xbQl09C0nJ7JDn7MXSHsRx48xZqMXQ6wAYMIyBAgjR5FBtSUB8n8w5IEAW9dHfbkTI1kHU/5xa9gwV0Bwf0QWNnN0obEARwIB4cshx9QQAxMAQd0AnAoWGINxcFQhZL0wlDxg/EEWAPxv9NJWA2ujECAQAIJ9Ic/GAe3MRi7/BjmXchq5EJQ3Zkp3eNLKJ6OMIgQIcZ9yUXgIFjigN6WtYxeUSOVMY3sYNliSNlWbY4FMU5kKOMZzaP9rU2bTYjmlNQyQd6cwaQpBNldUaQT5ZidzZzLTc7briE5CdoXxgPvfM7odBAnHZx0xcTyKM8a+gUkpYFvCAnuoVUgYImqFATRMQ9E5E+33YrMGAqCIGBOLUPHQRWMAAolqILKCgDPMAnY8UFfxU/8fAoAOhBgcWDUqIpMqRqQikGzdYnNSEHI1gBNiAKgKIJuqALosYpNtmD4ONqODhVO/kpjmKVtoBrgoAAZ4BpBwH/KDURC5qABDVwBEkgASWgCRq0aHTokP2WhR83cvOShn7Zhk7IkV74hFzYkGYIcb/1cCH3hlCYmFrYkIPZcIV5kZRJmIc5cYG5mQFXmSl3hKApmqFJmqBZEhXSh32kUFSGTwvyeRkliPiIFnczAYWhAKVAAIl4X2FxMRAzX0WWUYxxe5WBSUynBqEhNlrzd6dRHDigB0dQCAp2NVWzDzCwM3XnTNOkG7PxB6PUihYiBiXyIi/ACCCQC3xQBB5AAHvRUEL2GnPBNQQgD+WZCfShnvNBGxTmN/sVBJLgAHEgCvDgnqexF57gnq25IvCUTjSnGHJGOmyzF48TF052fASF/3t3FFC7d1ACBVATk08W+l2r11AkEjAX2iKSE3vKiBYHEnQUlTQ1cnxzQ3xLxlFH9nxB8l0tx49sgyEVpSRN+JmL2T1Q2A/3oH0owH2vopiRiZhJIX572RWOQgVERWkKh2naw35ysqQPyRGMVUK7oEGeQCh9whDPtgQVIAJqMA+v4ig1yFdqRQp3gmvk8wMKiJT2wwA22ZbvFg8VOEOF0mx74pT9kJUC1Cn/AymagGu6xgN46T975T4CEAN8dVlxOj+gJhBigGtgdQZisAuEIhC9whBvKQYxwAragFNCuaWjOYbXB6WYyYYYaZiW2aRMypmd2aqCKaRi2IVleKtqqP+ZUriFs4qSkvmYXAJyr3qsypqrvNqswLqreimt00qt1bqqA/E32TVHuMdQeQR9s4c3LYeHEeoXdxBfRlBirugJdXEabIAxOlAH60k5H+OPCmMy/FUfHHYWaEMfYIOaq1FvWscc/0IAuuEZoBFLtBEbmTACUAAIoINLDnIfq5FhEyAGokEXtyE21fiMZvEgE6ZNIBB5BiqyW8MPooAP8AAg8rEbb/BMAjo2ysE10oF1wpGPsumhnxN7RjYkd3YZkQhS/1g47EhQiVNlXJaOr+ll5rgW6ghQ6KhnIbV3/1GPuciibAZ8FQJlcca1ACk63hGcCzpzruMdmCFmlpFSQcr/pGiIE20oBoX2A4h2BaYyK7E6hS+RpWspLx4JksZKRH8rEZoWrKnVEVnpQXlat5f2KCjogrqipAMBPhwgCH+qCwZIawsRQGWVK1pVlKpWEWDwpiIQp6umC6B7piJgKQMRD2ZpKyt0gAJQpUS0qbSGl2xrghtpfdaKrEL6rGwLLz/kmbj6hdBarMRrvIPru72KfgznmHfLrMOqq86bvKsVrbNKvdKbvGdYq8qbmaXpvaz6veELvkCaESyXMEXrcjQnczRnjgv1jeTVF0ZwrllACol4IfzgruYAAfBaSPAhfCuaFpyBnh7AIGiAdfm6HzfUAZGnFvqAClUTI6shMsW4/xu0UbAdgJ0P2x2ocJz+uwDPyTL1Cw9hw0juuZ6osAlVMxbEETUsEzQ1gJ3joRanAQ8xUANSUJeeoMPgVHnd0RwD2rMv2nk1Uo5dK7UUc3Q9m08oNSEMJaJ6JyEZmiNna6K19yEBk2QBZcUIxU4d8i+9t6KbMyPuVElLRnwzanxKhjciBVI4K142KpvseTVleLy06iadqQu7EAvZhwFlwH3p00bNuy3i5yVo5Cg+paXFZV0Lkbd+y6UkwVksaAYigKrbo35Tlae/grvj4Kd6ag0/6YJLUitm4AUuGVOawil0oFMJYaaJcEEt0AIrAMs2oJUL1EACoSr3gIKCcCuduv9qJ3kQZ+kFiUVFwBwo1zq+jLm72HuZaSTIfZm93Lu90Ly9DGnHwipb2iurWHjN0Qu9zupav+vN2uzItrqs3Fy8xFq9usvO7ezO9QIV2IUWxHS/DbWayWeigCi13sU2nsBz+1sHkbg3/IAK8uubmHOju7mbYmFMr9EW7LGKF+AD8lqwQZALkScKuZEGN/DAxWEzkpCfNoMzo/AAMyBvktBMH7AH7BEGJXCcD7Jj2oGJHaBhojAWS9M0zygCLS1N2SQKMd0yDCZiv0QhcXkElAgabRGNXPMcvOgagZiHcByOHbKHOhK2wgl64IiPDjo4njdHDTq0n4eaSNuOTtvVbZH/tF5to/NKZi2SOfrIrUbstUI7jvC4ZwV5H2SrF7BZMGSRtuj8zdwcrbFgaL/TA3N7JwBHvutSksZMLx4ZJ7QFuAXR2J2mLf1guhYYQlcaK5mLK/PQgznl2TYZC3PKACqwp6mCyYIlypsiAEu5JH6CQq4GQ3RFV+7TWHdlEjlouo1VgtRTE4rKBbO2ubaruLv7zo3Wu8h8zuq83M2Nzd0MmcPL3Ok8zdStyMxrzdQczbB63c/N3dFt3eA83sbbvd5d3dhdx8nM3uLr3u3NWizBcj9iR1GLjgW</text:p>
      <text:p text:style-name="Standard">VkICDUYI4risydIlUB0knGPGVSGdgXuEKOxMqj1HDTSGAAQFAAipz/wRwIGM9QAFeZwA3wzJqEEsOEAI9gAZO0AFDY14sOxugQQpI4AXLVJc0KwWHkAEgjgL9OQJvkAAQzYq0IRru+cCr8eIx3gM7QOMOqxYEwEtpVwhlAOI7MEo5HRqh4Z7kJF4rRqCMVDlia7bq+KAJnXR2Q6FT/IcTAqK094cf6sX8FOYoxSMPVaLfNWV/RNUO1XxXyzkWVefHh8YblecI4yNvVmQ62sZ0XlHSx8zTvbZcCCi2cKTclyqpspGLvd6clrfqM3KHfD3jl92WNulmpFy9bQM0ZJEmMVWl3CeAnFeZG1iiINw32KkygYKkfmlJ2SmQshOENdsxZNu8rOu2XP8nPyhqB9SSgExam+qCewq4d6w98B3Yrvrd+BLfaivd5bzO0g7e0vy8yCu8yi3Nvyre0X7toQ7YxZuszc7d4kze3j7O6G7o1v7O7e7u797tEJGtfQ17AoOaJJWH2pgw+tznFSIYhbG/kmc6BQ3w6pUkMGIkW95yFY1gtvga0wEHcJALaScBGIAdG86yA9YJtYhgEsAEyUjBX7MeKiMFiFCXasCLmaDyITYbNwBNPzA24kEy1CgcxbEaptAJmRDxcMAHsnSKYaHitIgIBlbyqyQczHHTImuzLcLDf6ezUo2Pu+d8TGZn9rofraMwAvnV6QtmXyYh91209l3WYP/1ai3/Oky7xjTS1o+TXy6KTnz4tXEmkHPvtQW5OmiN4GV7I1vmZ5Fe3uuOcQQQt0qO2Hl57uENVE9q+B3ZD1NKBafQq8n+EednLR8XC7tAkzMEahsUD8JuEGRV7I8yWLGQ+Z7SD2dZ7FJCgbaSp8ialJj1J/0gCk6pqqa7BCLwqfHAK0fxtj1YE/WzBIKga5NLCboAKtRTPyRkk2wilHqiaDG4ke32tqn79y/x/IrNcYh/hIAZvN8OvOid7epN7dCu/VAKzs887csM3eld/ekf/u3//t/P7uoP6d09//H+3vmv7Puv/84cFADxDt87T+9OveNnkOA7hgUPOlzIMOHBU/gg/3qyaBDfwYkbESqkmJCfKCpGdECAoKOOKIYD35VMoUOHkVCk+PE7iJCiQoY9T8FjCPTUgx9BpHSS4uKGqFMmdnTo1GmEAxItaki6MIHpC0YgjiCSJMVAmlBANz6g0EEKlARi4J0SFQMLHEQSShAQsePIUSlSLjwBZPMdkihHLpDYiE8ECKwkWOLV0wERIqR/AbHUKUqNU7VwkDoogQpnT8UgOgEhcUokw8VwULPcqZqix9gKC17MWJAfPpG8P3p06ZHhzp4CexYknbA48p7KXSJ3qfx4cYQuG1r/uLylxO0EsSe0jjFnduPKQw6XmPNteoNAqVPH/l4+/OTVV/e+7//z90egOHcb/O+hfuIZsEACD+wnQQUXZLDBBBGE0EAJEXSwQgsnLFAMMUzAAIUAPhBDkwIfxDBCCi+00MQSMWxwkyz8IYDEFVWkscBY4nGRl3dQXJFEAivMMcYZe6xxwXhuXIADQSpQQcFYRNxjxATl4MKMRGwQZR8GZ2DBDDNEEEWUfhaosoIz5vmxn1iSrISBLERMU4wFZKhEAErmSVBEBh9Y4YREfiClHy3TJFBPG/uZYYolKvkhBi4qEeQHVB6MxUcyZTBTEzgV/DHNPfaIRQwYbkBlFz03rTFVKR/gIQwyQtlDE1WL5JFTKR2ctVZdjRwy110ZzDVNHoMdEkX/Yk/Uldhdlf3V1mNvbVDVC58Vtllmm+1VQmx9zNbYbCMc9tsevaUW2nB93ZZXadN1Vlxw2YU3Xnnnpbdee+/Ft9x4IvroIPe8C6ol5yBajbviVqsI4Xf6Qy8hT0TZA5VQZqGEAI4ICpMAUlAhQBQCPDkIuNVuA3gh1XY7RY1TxBhJ5YFyIkAMAhIigABUPPbEE3jUUOMmn0dr6QGEYrZOn4H4efgdNfZIWY2NDsLspoLweZmfxSR57ZRT9uD5p1M8EUMUfuCRjp89HgbbLYMeaghAoYZToz2pYVvtX4YTYvjf5uKrbSfdFvr7791Ivu05kwF/LiO2mSP5oYwEKnxx/8PF845xk3ObjvLC0xvN685X20ikinRiLzvZ/PP8dNXfQp111VHvHCTZ+95tosNz8sj2iTw5111zrfVdRVz7IeAHFMroQRtNKpXx13LhNdFFKtTAV0ERXXzhnXWB5R5c7Km/l8IDqfTSTk+tr1STB1iQwQw3Q1TwnhU4MMPMSm2Z4VEEYhDDVjLdf5OzkiQDBMBADO/SRCuSZIb9iSEWzKuWkbh0AvfBwBMLlIEI+nerWMwgFZWogAjswSkCaal5+0BCDY6QBLtAKUrzItADBFCFSUyiEBOI17VoRa7gjUtez1tWt2BYLGxdq1ZG5CESgSe8aflwib5zXg+j+KwpOv8xiDtk1/ayKK4qArF3XtyivnooRjKO0YxlROMZ1ZhGJqbrOLmzjeHYxjbuVGSOiNuJ7fwFktoR5GIWa5hARMIUhWjmYrELTukQsh6BOM0nwYHLTVRDyHew5GUsyRkhB5IzpX2tdj/TWnbi9jWM7EY4ZNMa1YbTFUm4YBRxw4lqNgIPqkmnk0objteaAzTlMMc2xREbZuwIoL7JrnAX8U5+QIee4uCOOMbRjnXA88bi6K1kEsGOL8nTNmja8pq+Wc53qKNNawYodMzkZcg+1534sPM97Wwnd+pmn4/0MY/N0YnoSoc0IqZLjPV61z045KEbPEkXUlJisswIpBcRoFL/bBzRQXO0oyS2q0IEChK3ymgrNe1jfRQUBANgMKD+iWEGMRBTgnTBpkSIVFOxeABLRaANQY2pTGeKKJveByzymUEAMBCRJu4xAyTY40CJWkL9zhCoNMUUCaJAUEwpWAEeiGEP62sfVeOxDwjFAwwsSGoDH0RUiL2QQGJASweSkAQ+FOEDojDURjXRgjBM4ha3SEYaQLRQhUawe1Yc4ka3ldDhCbaiWvxiP/uq2C5CsYltLKxji8jFwVJ2sug6LGMjC8aLqrGxWPSnEKHn2eqV1rSnRW1qVftEapVMd9MxWHWuc0iBQbOecHyt7PSjmjryhLf4ZOZHCKcQhwlnNL3U/09yvQnc9+Tkt+NRiG92wpt2+gcfMzNIztAShBFkIAFq8CV0+7VN8QbyPPKsLXXuhk9lkuZgzdTIbBZXncI5rJ6Aq1zmPEKytuHGcppbyCYPh5H//hIj/TXw5DTC3/zOl7YAWph61Kme4cBuda/DsIVx4rr1DLOYxEGY4lwyngMDjHcp4mto07ggrvZjDwRAw/F6cIVb+RXFVAzjhKQHvvD1Q0SAOAMv8KHZarXRRaugqL2K7GOkVqISMpABA8bAASj/gA792EWl+EQnM0CZAQygciV8CgNbFIhKlfAC/0w4IDb9dINNZQEFu/xlKsuAB4Ma0JmdHGU6U1kQIriZSv/ZFClUEEgXHlyUSB1kCzYtIREVYAAXOPAnOmgCT9Z7gDHWaookXKAXe0ipjZ23jxbkoQqOsKsCbjBaxII2WmvUVmAle0TR5rDWtMYsri372FlfFrDtepevCdtZHC922Jv9Na8hq+Jkf7bZyC52Zo9tbFhD1NrVxva1tZ1tbMtrOnusCOP2u198+s3AstNjv/JTSvLkBLkIhjDqbItNnoy3wtMZzd+c28txR+RvPnm3ee6bk8Zp57g1Q8AkJBCAPTTnt7qR8EIYJh7/VBicsuGjg2PnOPnGF78OyY1v2rsd3AV3NvMpcWwF3M3iPC467oUOvam5N+2wHJoxJ88mxZn/nNgInHQ//1w85/1Oos8Hve2dOG3Amc8Im8fpvFs2a3tt6wPpaUMdCsAN3ozQW19RihZyEYyATdpQSS/JyOYWsfvxPY16FllMZp+XErFnQQhCANo4YIu3DCm6C8KnLzCUJs5sv34cVE06NaCzNIFUL3XZyRWwgSyMRKYl+L3LdKr7n0hR5n3kb1E/vbQmGE0/u1Oiq/HgEwWfLGa/3z1EELLFD6pgClO09QP7YF7bmSWqIdxiEo64RQBonGJlS7t6K65srovP2eU/+9XKp3awpT5t3Rvf1dF3/o27jv2oax+x0J7684mf2OtPn0VUH/9q1b9+9rff/WrXF7/eJp0S/5ft2775l3SOJl16hqzj6GEb27Gcmis5wiG3wYk33nIcfKoa0/kPBxSIffsJ2PKO50rA8sgv4kKa0uCDw+icxEEPRgJADKTA8zga2XKvB7yto7sv61i6EZudBVsI+9KNjJi4/CqxguMvzAk3ftFBH6xAxOkvcsvBAQNCACswx2GOgpnAdNqnCrswDUud1olC1aENj/Ow9xJAGDQv6Tox8Ys2YSMtFhuQ4pExbbCFJ+EVXaO+5juQHTs+H8ORF9EeK1oy6Vu7LOAFISktCNEU/GEB+vGSSiAEG3iBA3KSeDi0QGQ9GfgBJEBEBCEfBjgDH3sQRqsSL0g8YdGUmOICOv95MgYQgRihEJhagCngMkGQgUKMgZpaxMozk104kqDiE/phlElhEFtoBTlIBTmrMgPSkAURPQLwgg4whcNAk1irLJJCgt67BVf4AEMRw6grP24TtWncPu/LPu47PzbULDf8RnUJP6+7vmq0vm0cO+gDR3MEw3AEv7djtu4zP3mEv68jv3F0tm3TR2vkx330x35MPzcSsItZwAHrt/HiOPzKoytcL9EpmAicppIhMAxknZYjL+oYHUG6v9+KIyiEsHizDtkAwelwD+M6uZ4ACiTYgTRAg6eQigBIAHcDwvzjLYcMidGpuADZOAsjJmOanSv8QZLBj4XZpnozOZ5oJ5z/K0luSq+Z447w2DnYermba7mIvKb94CaXsCaQ2yOeYCSg6TD9M7ruoI+xlCb+uK+RURziurecxEkS68bks0dZ65QECZEN2oOD2ocWqz485Mbva5GGeqhuS5BKMTteSztkYzuAZJAbQcRgjAcNsYV4KBTKrLoNwj1NyRMGEQNbEIN9wJP+IZBYsAVdsAVbkMYISUMCYRqwYZB9CBFN0IUniYU9sKqa2kzZVERdEJZKGQdbeCFuiZLJHM3JBBVdPCAIqZR70AXcU8N2RJcfCZswqRT4mcuKar58gbV4dMe/+idy7E7vDE9t9EtvbMO2W0d0hE71FE92JE/23LV6DMN3/4zPc4RHuXTPezzP9+PP/vTP/9TP4OEX3TGcgIktynlIq1QYhamNl2mP57Ku69CO8VDCBKNB34AIWTKY04kOjgQPC2Sw4kKwqqlJ2iIZNUAFHKgBROADU5CC7koAUYC4lmAOOvK492IPB/XQpcNResImvLmv7XAOjLxCv7HB/LKv3jDAJMQvBJOcIXxShcxAKd3BoFSwJ+VB/DrBdUqno3E3EpXCDcMw1wlT1YnB2lCv6iBI4wgZIOSn9qzPfLxOrougugRPwLxTHcuC6emxygQyHdmhO1TGBcko0wo2O73G4RkRv0pURuUoOezGJXtU8ZvUV+MVRASe0IpD6CtHbv+jF+ZLz0SV0/IM1Xkczzkd1UE9VfrMz3TMRvl8VVaNy/e8T2ysVVMlVVg9T8PKsX/0VYD81WAF1mG1lzfiCHJrmztaQpBYy8hhy3sC0pwMSVuyUQarSFsaUvQISXkiN44cSICzI6dzwdhhynKNrhs1Dk/gB8I4gsoogQRAGukQQXYDEJGTjQ77ypr0yJt0ndAx0g9rsI/LiPbyJugCDnR9j5Tbpow4y/DoDm9ijhMMp4PJpocdJ4utOQb8NuByt45lD95yQYscy6KLj/3Lj6QrOI6YMIe0ONtQVVxdVWqrVHjcz76MVULNAiSzWSQKFUrY0yFDscRcz8Xkx8haQ3D/ER+us6i6RFr0bB5RE9Sn1RZJLZYTSdo2IpSvexemxcd6LD7t5NVUvdX1nM9SHVtxxNMAPVtZbVWnZdtZzVN6tM/f+cuXNU+7hVPqC9u5FdW7zdW4jVMAFdzBJVz/tDbXYksJ3Y8HhAiGkTnumD/+e6abNI9rlUqmnA1kEkr86giZbAkzracJ3FCdxDiiBJopra8ZFC5/6xieERrT+cqSOdZnOktFCteXs0qDWTqCtS2rxI4PwxwaXN2RwcHJGbf/IkIaNcgkDDkoFUKFxBwnbV48el4xrVec8NKg8NwM414xLVMq3DgsnLctLUH9QJl++cIxxE/1TUxk+VuyhVux/x0Q6QFaupTDsNsRJhLUsT0yiupbZxPHzprZSqXb5qHURT0/miXgrM1ahVrDoC3gcFHUCKZVwAKta/tUVK3gtQXc99VVCobftq3ZELZbuTVbvP3gtg3IDXa+tO1g+1XhvU3hm/XbYRXWG7bhHMbhEa6Vjd3CZDXIgPlXKZ1dhbibJpzWkDzIzalJcPJdZhqxGwxAIWXWfXU66ogdoFBYhaXQcx3BJkQakNnYtnktKexJ3mhCKKQNnsS4DI3BoBTYeeojkvvd3SLLyy1KnBNLbVLBq4RYjKVAjdyOlAOnAp3K6ahdj0Xj9DinopOPeIJkLEZL4h2uzE1X+iJKlZUIqP9Dv7LtVUsl4J1FYRJW4bATEhk2zD09uwe+1RrBnkJzVVBV4K0NYAS22kiNy0YVT6kVFqr1FfclklgmIv0VZhNuRx4CW/Z9YQ4WZXVkYRPm4WYGYbTt2vV8Ww+eYWa+5k9WYWp+XxnO28DN5mlWW3LmW/gs3HRW53Xm5jWSP+IyZPsD4gRNwfFiUBg8HSjMD8WtoyL9OIlrUqMMkJ7krf74rYtzOl0yHf26jsAROc41S19CQPMyOprcLfvzJomtrf7AP4sNWYw8U4ieSC0WOcyZSOndHCo9QiI03gp10gzMUgaD45c+aejVJ6DDyeHgsDHlXjK9VwwT3/KSpqWDji7/pr9NkmZjPuHvo2Wu1eZqXmo4/CEMkRVAyNk6bFpvNpb+NeCpPlS8beAHnuC/UjubLeFJveWwriIJXkYBNmetpsZ+wmAYpmG4HmX5/V9ZXeb4fea3JuUIxuZtfuoVHufATuq7NutO5mu8hlkXtmtnZuwd1uHJluzKLtrqueQitpyEXFZLdjA4glZ9BbhtNVLpVaaPDi40vtCLcQ/nmNyggzBp6kH7ospmwudEmiP7gtBhug7d+WnrLd2c1OnY8OkHDV9z01yBrcH22lb4GkGUi8q2GWrSmBrmysrY4mcUvG6sDDDr9uNs+o7pckLS4chHNktHlo+GxEHqrdbh7UiC/0jf9Y1mbRzrvs7rwx7sBDHlwQTVwowHn80exKRP/c6CF6AeBlbmrnZVGWlqZcRDyLrGXk7gBeYe/A5np6YsWkFwyD5mtlay7ZRvdES+ulVqDj/hxl7sAX9sdD5s7uzmYkbscbbv7APnwqZrw55xpWbnHefxHs9xd4kI/jtqmZsmBN3dcR0vhslIygXTSS5QDCym4WI3iLjj4xbuihtdiCzdR4I3xEnS1f2b/Zuw3yDeELxjHEVjfM4/onyPckpLLMYO1P5J5MZQ1RUcxElpZ61pPT/COGLSPA9CQNfclkbdQJdIxAXLMf+N7q1Cn/5eXUJT97LYgdEPB/0X5ODk/v+u4fkk5hgW56We3z3lMRcvkOu56kBN8R8pVL/OzsWO8LKmZljH2iZi8Fi7ZV/rQ7a+bxh3VGmZa6+G6hXf9RMPcWzWdMEmdWhmdV5P8b/G8WN39hivPmDXcWIn8VWt8b227G2n7G7ndmiPFx9+b2Sy0XRL7p14G5Xtjc+l1jfOHLYcStuCQXulwqMjbXYP13urpnweDah0boT9pTX9YuoeLylvVoebY4yjXEiXt9gIOcmRctXto4KZ989l04NNWEDO7mzVY/Cupu7Q44utj5o7ZMjR+CAn6H3q2EaW97IcWfNmL+EyaSIO8oLQ4oL3ifi21Zj1Rgi29k1vdrBrKGb//9sbAfBVrnAVx6gCH3XCBGVhnnYnqlUIl/UJp/VHjbZtE6INr2sc79MEB3ptHvGwD3oYT/ayj/Zd3x5wt/Gz93qib+fuy3YLf/ZPv3Zq12Af1/u913t/RNxjZUp5vb9lytYFRUHK1WfTDdKrTHeg/Od0q66O43fV5lj3AF2Lv1AEKy61tPlyk/n72PKLcSeaC/2PXPza3eiiXC5Jp+O+CV6Rvq8lffcohWMBG3Sa7nOXjmmX08HHoVLf/zfTfUtGdsCeZnTvnUIznS70XkF+Mep05Y1Mz3tQdzUN5/kR1hepjvv71UOsZhG5FZYgwTOAmnBRtbFXl3BSTWtzOX+o/7d1uexPtb57YWdMvDfxC1/2ti/2Zmd7uM9vgIjXTyDBgQYL9kuocKFCgQwfQkxYcOLBig4jQqSo0SLGiBs/Guz4ECRIkQw3mhRJMqXJlQhZcnRZkaXMkjA9xsxZUyfPnT57Av0pNCjRoUaLIn15c2m/d049vTuFj1/Ud1Cf4jtltaonfE6patUKVexWqVrBcn3Hz6vTU1SdVg2bNSq+q1brVqWqVy3cd2zb7uXndrBgv4HhztUKOCw8wIjVEm7bd6vftmzDThY7d63iuGyn3gWLFyrpsnwNuz09OLHg1mFdx93aVXPprrW3Hl77Fm5nr50xO/2LtW/jypTZru1r1//r7qfBv07u2rc55crU7X4VLh1ucrjSXwMvDJn568nCJz9Oj/4838a1R98dO9cuVKpd0do95YnpSaT8MVKkUko7wfTTf/1skoU/BMSSVEgdNQhIFjCowZRNBSW4yjsLHaXUSBzyJNFMITbUEUol9vdSgA/iBKKIBJbYoYMX0ejfgCwemKOMFy0FY0szjkiTgzetxJ+PPdp4Y5FD/XckkUQ1CaWRUmYE5I9HPSlTji+SqCOQPG4ZpphjklmmmWeiaeKXQR2H1m7bUcWcd3m9U1ydj+2lVWNvZdXaYnvyddhw3NGFGW2yXTaXeoUZCk9qernFVnGpReWoeN6BZtuc9+H/phZ8u7m51Z6DVSUZdX2RF5V4idmpF3txEgqrnKiiZ5xfhsZGWqadcrrWbduVRhZ9punq3FjxbTpfXWzpKiyzZY327GyyJessdLBS5ehXUkEGXaWEgeuauOGS65q2ndWK3l5+QeUbb3c6Z9WaSO5Y5YVdKolvgTMmSEWFUYKkSTyUZPHChk72x1CCL/wL5oH33piwmg7Z9GGNDoso8b01Wohjmmpm3HGRXNaL8MNJ5lvxlianrC9OLL+M8r4jf8zkzDILaODNMNvL0ckqAwxUlla2rLOXJa+JtNJJM7200027nGZlx4o2LFlkMZcYsabpmWtfkb5rlmeaGUvXYXbi//koZJaSGihoYVdGKqWUcneKtpIpJ9xvpcaN11lVuRsrbsrqWppTraqtqqHj9rkaeIyOG3lkewH6HOC8Xca35cd5iylifDr3F9p3TRed5bCGTqhytjaHl3HXed2ZYKl2S7d5m5+X++asI/pe4V475ytfZKu1389UhrmigFcKzTzPImW44ZADJuiP9EKeSFGCvBAAIpYgazkizc7jyGP2D2LsIorTkwx1+Bfj3OLH5H+/c9Q9119089jfDyDyQz+vfUubUvhEtj96HRCA/RNgAvHHPv2d6GgL5J/N5mfBC2Iwgxq04NM0Uh3RvEl18DLNuvjyl2zRKTl+alxu7lTC5f8MLzbOOpZk0PU5sT3OU37yVmpYKLvBFYta9gGNfTqVna7VB1payVzrMnOuS5Una7s54WRKCB3d7a6GWrtNETmVxCHehl3QCmKwqFU2a1FLKoZLoxkRdagzIguOmsoOqNomHvFMSjBsk5y5yuXHwujuL8LZ07Nu9a4Q6odoCMwfA1c0vpxN0H9C6Zca0jcxncRCEwgqWIUKWKWRLKxhyYukxDwWM6B5b32fDNnGVHmzDX4oZAQMUQcbuLL/QRKVQXuk/XR5SlLGKH4U9NkFjQZBYDYSmYo8piVzSUwJ8vKSFXSmMXfpvmvWMpvY3KY2kbZBTP2NeNM6Fpw8Q867YAb/LcCxHQ5lmBY4Us6EpdOjDsl1rdMY8jeQu1XrGJW51RmHW5</text:p>
      <text:p text:style-name="Standard">75GjpjKBkiCpEr8OGUt6YSqTjJTXGwAVdc2CZRu/nRUi48zXkU889C1cor2HlbIZETnc/IM14mfc52Gjqozr30bXM6oXa2iNI7KuaJWEwXe2xFq9Vp6ldsxBqv7kRUfhjPgAFs2b7o90ynRpMlC0MFxXAJoO1175jtSwhWU1nNX7bSqhZ7alXPJ8tVshJl3cxJWqcJy17Oa5i+HCsjqWlLSd7VgXO1qyf1us1FKtOrgQ1mVKH6VLz21a9LJexg6crWW9b1rZKdLGUre6a1EoR0MXyTSWdlmsqN8J5//4snWQClm0B56nBLJBSuhBWbGv60dhVV2w5B06fFFOa0SZzjpzoFxhGGKonAQUzXagUexYUNVCkNDug2Spx0QdedvrtTaYa4l6BWp4xrDFa05Hgc7Wa3oGTcGrDIOzXzXss3sKlTThXzlj8OZo/w1WO4egpdOYUQb3kp5H6+CleEwaiwgt0rYpESvbPytSKaBMQZeHEKxnoolgkLpSsVGMEfWVN5MYsY/ByJvllWlmPQ5GZcybRYsSq1scIE62OZ2eJZXnh+J16mYQmcohUrNkhy1XGGX1zjvN7YrTAmMWaJbOQiI/mab51T18jinKu5DjSYIaff9iuXdOZThlukU/+zNlpCObkHtdiViquoA5zGqcoxtjqzDUf6G0W9i2qXUxt28YOoEnbHT+/1pz0p+jjwyJdte0StT99FUNjGdjuejWlzsYNPkaIKdZxb7lUkZblKZ4elkX7Msf5GHPeCOs08ja56Ch3n3iFrzHShT6akTBmxpHjGDkTSjwEr4JZQssM+htDAskAF6VmylTXq6oCBDGG2CtmxGh6ZiNH64SMlWUXHlvVbB/hfHhc42dk2dpADm9gdf1vZfwX3Ya+tYQvvmtznlmYkZYTuGA8Z3rHGsWXrbe974/vIMalOY85SUuU+2W0w1WEKUTta1AZmpR6FzpVXzbXgyGUyk4qLuOr/CfC5VRxSGudWxu0WqMgw12zHWe1j/obSRh3XN7c1DD5LV7rirJTUqJoyqneLlzC76lfSUuiwzslq+WyXvDt3rXd7npafHz3kkMPotppuwvhCfVyBnu9Ds2hfOnqOb57OVH9R7OJH6uzW/mU3jKqXVVOKeyMC2x4+iu0/CW9SQwh+N9ov2+66q+/Z4vuwAUNc4Xjrm9o/jjCL191jeX8d7zlGfLfDrW7Fm9jrjed2sW89ectXvtzbJvy8Gb94yjNtlNEOPOlHb/rSYzuD5w2nZqlMPNFAucusN5Srab84xkBmvS18bhGvu7V1CXK4cnvv6LRmGYZbbm8LRxbrg0et/yQmPZ6d0/NiKA71b83uz9iPerlSa2qVH9r4xikkdwTZLhG+tOWaXbRmD4cqGF5HkPEv3V9oGNpu4f+JMmfP1c1Dc+z+jqZM2bP03nyUSlIlnue9UscYVuelG/ZQ0uVBHkM0yMIcDNkxFpdQWDKJnb4lGJgwG9/Bnd550um1FY3lW+ZpW+FNIAdKngTamAqmXq0BnuOlHdTYmuYl4PFg3udxHgYaHgyCngv+IN0VobkNYQoq4RIyIWShXjx8EJ0MSp4xGUINXJ6ABiGFymklHA/tzrQ0nABqHd/IVKFEzsdhi2/kEUZRzqOUx6BpVLa0DWvxxXagi7swFGwd1xy+hv9JNdcVql/x3c6aPV8hdlEdilkhYoXPVUscuZEjapfrsNEcTeKyyJEkghecMB1FjQf+7Rn38VFGRR2hjVqtvBDmmIp1REXX9SAL+ojNFNbYfeCLmV2DNJMMFoTAMBgvAFu6YYzDEJsTBiGa2NgRIpiuccncMY/fKWMOnp4C1qAOTtsMOuAwzqIxCqECruAOchC9EaE0+iA43mAMTiM0JqErUmM4kqO7CeMTuuMzvmM8WttkgZOnONnWHFWuEI5nqFNswJ47yc2oiIsfWmGs3Jyn+FwZJt+c7ZOoEdTedIcNKR+hcJdoBE9vZU6vFGR3aNQamiG4+JD1PRHVtQb/bU7/b8wZXaRLS6kfprVclMGUJLofQMVc+nWHSsXkSMEOFT0HTjWdx5laofWUfdHedBllYmDirtgZmSEgEJ4jyESJU1XjA+ZSBH7jTcSCGGzPO9yih0kbhnDSN3pekW1e+ZCIh5USCR6QCaqlLCrhPNLgNSbhNo5jOjrlLZZlK3qgM7agOvKgigme5bHj42Hj4InJYDZhYirmYkZjN2lWqEAay2UaCeETdZzWweUJwrmQwhnXw/2f+IXHSfaRnwik6szNoEHKGm6cxrlQxKni31Rab7hWcrQWcvGhQ4JWT+LJ/Z2KzAXg8+3KbhFcAErLPkIalRkd0TEfohiLASKdcnLX/3ZV2Rz52Xrdjba8DUlqZxwS2k6ZIj7ZIcQB1yo+JS5CyfdEk1vKJeGZHV9SxNoVTC/G2C9mRDAeXoFo0kLkZw5eyX6+nYR95d8xjy1okibkZ4H2Qyw0iEL454ImxD4shBjswz6IAYjsZ7P9JTyWxH5WqMBkqDi6IERUqHvaJYBA6B7swT4IRIWKgUDsgUFAaEj4J4eIgSbFQ4rGwz68aAYaZmHmZYkeJr3RZTaCqHlaY11qo4oZKYn2IGLep4bKY5RC6ZT25fwwWQxVmutFoVwkJJbVZr8B5D6NZmUi1E0mYmaGURa9luKsnO1YRme4WcnFTcGVEWfMSe+hB2a2R//Ibcu6bKLiWJSfXRSggougtY1wIOpBoeJrCVK8oF91TGbqTKZICYeksSTqyOSjtZ9CXqrEVVGlhlrt9KZ3jl+6NNwMAefviE154enVFE+PFmlTnQz5TCU5QphV2iBEVGAW8GJXquVWbRLDlCNVaokuSISOJoQtCFMIViiOJmiAmNVZ6doj5adAHKiBxoOHTsQMsIANIMGIGitBICuEkms/zOi0emMKYmuK6ug8DOuRvmtK7MIuxEON9kOFqueSqsiK1qtBiEIsxcMNQEEEJIAoOFKMNgSE2qt5MilV+mVk3eWTAqlfSqyP1uV6OiySVumP4uUOmiNjgmzINqGG8lv/VdiJXQBcQYEWzIkWwQHK35gWocxFRylLbXLXapmFpJGHfFFfSfKQanocpKiWnk1O4ojN53DZP/nQqIyN9bHpmypXb1JH5XRWbKFHmOlcdd2ZbxXic3bXcpbGcSZdc0Inej1i0CHnpjhclzKnJ7oXP7Fhocqt5MQhQo3OIKoLeL6Lu2ALedrqw3YJeupLvkas4dUiYSpYPOyifD4TfcYSViEs4AlJP8xAKixBBdhAucIVhlEuB8gAA8AAhILgf8JPM7KbGIjBA6wAA8iAGVRCJXxuDETuLvSDHHCBGZiBF8RARIgBGLDAElSC65qBIFTCD5BCVYmelBbFA5QAENBA/wRcgemiY8eWYzw8ARCkQAR8wC7MKOJGpSaIASBYAQ0sQiD4QSA8rwdMxB7EQw8UAS4EggV4wLmaKwxkQBfgbxeYLw00gI32peDFK/WOyVIRbgBPrFgeMArmWPLqpZNyrJIaMJVKsPJO8NPc2+ph6bOokUIhn6uWkb/VZj8yRnmcIZ65TXP5XgiJ4X255vABBkrFBpgS1F/sTa8sJ1pc5EjxDReSIrYYLaNsH6ME6qDC1xBbbWYspBatZKWajsudF9IClAhFpqXlzXRoB+8gBvzt5us8B6k4FGo45HrInHrU5qEAYKptGVa0KrTIywN/LP94yTI27BsPmFU+ZVYSDP8VtN3yEJOHHZgCU0k8zMAUmEEFmIAo4KtVMesCcIEgeAEM9MOE7h1aji4C0+cMcIEMAC/u4m4FnMGOumg/LMAJBO8S8IAmqOhM+C7wCgLxEq8IkIK+xqoS2u86NIIHiEIslBXoPU/7FkEgRMD8LuhiwWI/3MMTFEEX+MH5MvMX4HKEEoAVLEIX0EAj+MA4BEkWZMAyL3MgdIEWNIC7Mizi0jFZeq8RJvCSVuzGjjPgwqs6tyMdTy8Ei2w927MGTWmbSOFWeFZ3yBkVztNmnMIpEIA+QMbBtYp+dbE5AeQj6hPJXQu5cOcOpRbGTY5jmEvuPRTYIBodhlngdBwQ217/9kFRpZRfb46OqzzXGF/XQrn0IVoXIgZVcb5RtJRt2lIqI4pR2i7i0dF0G2Vi0pFFHTkd0NJXKI4mbWlmSEWXSmvWmymXJ7BiOhNpXx2FgWqSGJwBGvQBCnh1GZQAK4gCKKfrPBtuFsgd5P0EfFrPWTqbLNnxvPGPGGCyDMgAD0hvt3FutmKyGYCuKHRvsN1YXvdMi97rIC/B8H4uA2Qy5iIs6ooyB7huBZxyRDzAAiyADawACzAA8BovO7tzPBp2PBwz9gbzQIgBAYSA+Xoz/qKvBWivJsTCuKayrbqE+3ZBMI+DAF+lkYxoP6yBCywzDdAAFFiABQDBF8RBjFqr/xhYARDgr/xazCY8QQMwQQNAQTLzr/9SLwCX9QC/IAKjczk/EKxarDxTLBI2aYl9aAVT8Hu7tzbl25XaqdWIV/nR3AaDIT4RAAVsABMAQgztoW7EbZlVppfxjvDIyQcn6kPyhv6tHEGFJw0jcdnkHLTgcKegC0omnAlvS+VElNxeFGsMH/cFKpyVouaM4fIZh6PBjhWvDk1FcaRmauu4+KVVka1c6iDluNO6bZrBMFPbSkeBVBimWs1VmTjVoatNSxtrLHqz25aoaAyggVdbeVd7dQkAwjq/M1j1C1dOI3/s6q9BpVfq3eGOnVVX7uXi9R7YYgOFoEQwciUwwBkMM/+LnI/5RLDEqO4JmMFd7wGBaoIuvDmPqC4HJIINHC9HiIG7xkOOrnLxxnLohay1RrJqf3P/KgQBYEAgmK8f6O8y6+/zfkB+/nbhDoj1QncEjIKOEvP05Gc0L7MF+MAu7AHqvijt6qctvAATLAI4a8OLeogki4H9UrMPnPo5DqksQ+wDqzdoi3djUnW0V3XGVjsDW7t5z/I9c3u3Y5AEPyadUOr01SPwobCAe4IIgMARSEAJqMFAn1am2ZAeKpTNPpxsKZ1Gn+GoJLSoFThyuCHRxqFAZZluwuZlyCGBT5TWjDBy1VDf/qGmfhlHQRcPz7RQCY8XbaZQ9TQaieF4jdP/d913zzlnIxoOfHj8yPOcyHHkEt0RbmlnCdstatmXfcV7dQiUpw3PVPN2aMsblsTCC1CAV/dBCIRAD2AAloN19BZwtZ/1gnisQegiWoM5SjhuWgbrv/Bny9gCYnuyJzgorfKxQ2iC7VbCI4+V/KRV3w1Etj7A7yaCCGjDjdJu95prttZrvS4sQ2iSLSxopIsAKgRpfAcJQQR3F8ivjab2atOAFrzBcVvAIpwv+kKB+g6ELpMSs+F2MMcCvZ4zAyqEIWwz/46DsBt2yMi2wEioKOyCsaaSuSaENlNzAyQjqlssPGcQ4Z7Ysu95z/M+A8Vztvf+xDpwrcL38RN+8gNy/2VVoZ092XSaFJcKtchFxQOIQBBIQSG4u2SE/CHa8M13+KZtYZKXylAKX0O6qWkoNIqLnNYeYjiV1N546u5xFGlWX85WZ4hPVCi6U4oHDkDge/fu1DuBBQsOVKjQk0CF8AY69LTwHb+IAycaHGjxYkaFHCVq3CjyXcOFFh2WvPgO4sKMDkGOVIiPH0KCNTcmhIewJcWZPoESFGqTqMqJDY8axXcUn02PDS1OtHhqqVB+nvpl1RqvH1evXcF+FauVbFmzZ8mO5YqWbdp9D0RgKFOilC5N8XbB7YMiwI22bNWGFbz2b9vAm7JQUZM1MOHCZ2PFo5TlxbvCYxkLzuw1Fv9iXgQ2DxaNtrFms2JmpFpSwcaufaW/moW9lbYmOVzMMIAhJnPa0aYJz8ZMu58YTf1Sr+ZxfN+efb7jHQfbb0+/42qxMu/3gMWSSj9IhRZu+nF58+ehr31QYhGNBleOixFDIAQuGj6wyo93I8OiQCki+GCf5i4TLba/vIqnhyIA9CCy52Yrb7zhHFvDBT8s8ECWrvYQI57Y4onFtQ+fg06rfWTxag9DMujCPeloCww98Qwk77EJa8RxxhynO2+8HXkcbkYddyTyLByFvDHIHoGkUcYmnVzyQCiprNLKK7HMUsstgURSyi8bU8mgqSqK6CWOysTIKpo+ogiiqfgRiB//uII4IpIS1CgIJzQLcsghhJoSaiJAnaqKp4GoSsgii948paaadnq0TEkHaukUSx+latJLK7rU0U4pTUgjQE8KNKpKP5UUUkeLSvQmhHBC9KaH0qQozpMqSilXivxcdNKqkDJK2FOlUslXpphSc1BhDWKqoKSaVelZMUsyVFiBkprWpGqXTVbYZ6tSVlBpgW0TzVjRRTTTSFld1V1PGZ1U3nhXqhcoX7H9UyE9aT0FqymLBJNHwAR2jAA0UChjjVisO84eAn5IOJTIBEbPS4DTQswfAhgm+GLr+kFslXci9E22IxGDYTEffyNtrT2iuy6yWGaYYjUVxNhHl+diEUMU/yaLo646rjzsx5agQe4nFoaPwwqs23I7g2lNGF4LRsY+pPgukF/rp+usNDEunudg1KS66WD08LYlGIgBrOqqs+Vsr52LhzcxdCkwHjC6SwQ8tDQ5umEmeXNyaruL+1jxljNTocUM5+m4H2tCCMQ93nT50BYCrPDDD/dk0UT0rJaeLh6YvS6r9NO50rmrD6/Oao8ngOgiglFkyVtpsHvLiretjd69KzFQ38pD6cL+OStRxi56q3ho7yJDe+ST72iuqvPQObALL+y5LFp8sfesePbda+LHDvG6Gi3+kkuPKzYsfgQLbt9Llu83r7QmjVRycQnrh7GALY6AATRgARF4QP8FJpCBBnxflTSyrKmES1rk8giZpgWuZYnKI3Q6wiHwpI80OYpNSSmWr1CSKxTaiiHyIpRQfkIRmxwEJ5+6iZ86RRB9LaRPZipTUuJELFPBkIii0hSuVngrlnyEUyhh1VDWBasnSrGGmcrUUAIlqoWkJCVaLKJQdBWSi6ApWrhKiUdGckZdKVFNM4kJtWTSwjFSZFsb4SIZp9iUmshJU1UkSQyDwsOhYLEoJhRWsILllBZGhU0ZrIjTYlQ/LO1vSF3RBBIQFgIStIJo1iGACBJ2A0gCsH/2Mw1iFBMlKkVmMpXRWySDc8os8MIy7jsS+8zygBVwQAaCqEQlZCADM8j/gAc5C9oe9qDLMcjglzJggA0IMLquDMh38ZgBC3hpBmA+EzRa0cQCuCAIAUgNazXzDgJiwJu1iMETC5iCMIfJABPwYx+8qRpybKYb1EzhBM38wQvKNh1wCqICZ9jFV44Ti9EtgAOV0OYvK4FOdY7GbprgzhJk8LexSPMBcninQ50ZA36MTytigAsIkiCBEuzigaScji16AAQaBEhy/aCP5RqgiRLJDnx+aBDVqOMhQJSgCIEwKg0s0ABtfAhoWaECUY+K1AgkAHgKKkIXupGAAdXNQp/LUO88sYYM0MAPlkvqFfYhuLVYCEAJ2MMNXEADXARCCw34AHWsU7hY3GNB/4HIEEuvU0/G8LV2ZS2rXx20v9eAz0U5jaR8suKJJ2TAqC6ygA+ukBXB3bKU8msgJSsJWv0NbIBL6pItQ2taz87Pf6qF0o+oVMCWzpa2tbXtbWv72QWGhVoTRNMFNfLbIYKEjPJ6yTsIIAo6SeECJdCHGggCEZv4xFWKbFW5PBURWC0RhfBq16calUIncuS7I5EUuxb1RETparowWVOx4FtCcr1Qiq/Slw3l9Uc0yYlNc7TXoth0rHIZEircWmKBIULgFnaLgolUirIC5a1sPdjA2lpwhMOFXQo761vVIm6t0KUTdX3XiiRu17wCXKY31YuLQaEXtYy4xJH4y0ap/f8f/PoHsYT1YDEl8kQMKMCXULC0s68sclg01k3OGvAuniEZaZsa5bUg5gUra60ATaaVBzC0l5UQhDZ9aYYK8GBmwwPnEsxghi9/OTcxUF7DGMadE6AZzIIQRCJssCGuxAJqXoBB0mbABTQzoJhk2cc1mZlmNZshEQKAwWa7EuglCCAGLOhnIn5pZwZIzW57VtptBCHReRAHLAx16EPNMIQYjHrJuuCbd36gDUiDJTLX9I42FV0JR68FMwvAQhKSkIlIkGCiui0ZWUT3ghB0oRENGIdYbnq5yJHlAT2gQRe+4AHU2UIMC/Kc5bpQVqR6IMvwsAJZDduFLtgnAlcgslX/beegvEHvQohltSX9MVZ1+2HfNIACuXndDwsFIgIe6I/nEC49B5FlF5F5QlEzBCGQraU55/acuruAWJaSxmuxYFFjY4c2f1Tu4uqmAVI/sPEn4Q/KuZWkkV3L8fy59MgyZy3MkzRa2NL85Ti/eWmNvdugD13oRSf60XGJ2/MwZIjTypcjtzVBqBsqUDR8B3TVcNIjqDRQ5jVwgX3VkyQC8lQguS5Q7rsvP87qJK6SlSBHUmCmHKuCcTLin3Y4pnnlF8SpGnEWSxzdKb6qhuit7iCPyGIZLl5WotJVtRbSkza2ySUkKa5H5LQSNJZJjbiqfKk+717/1re+LFHUdlcS/8bUa1eHrUL8IWGPyCxC3sPGElTXR6lAK4nWlA+wAQpQoElq2jRic0nArH3Oe547JmSJsXLOd8QwQGQBBqcoEI2wDxaRPfnYZaHkV3SxSzVXggHlzyZBz+CJ19STy9okBAM4QIheor9jTEV0mgVRfvjLoAIikEXHbOE2yG83ssKcxCydMoNmusMM2MYGWIAB+skMBACgYMScECCbKuH9zu8HKMGkFmAMxoABxoCXtkkEyy8EWwAVxKDWHlAEeYltzqDYmKSiLioRREDJCOM5zOmXnukBE00ACKB7aOMHOiAJciGlSkAIcSswZgcICG7hyIJycEqnBGMXLATkfKcHFv9B3LTAAopArswKCvHCpqxgCz8HqVzAAtjtA6TDqtrq//bAQuYqQzRhHr6CFcbKPiwgApSgqGigGKDgA+xBOmJBBVygC7rQc5DKAsjKctpNEwigBywACiwgDf2jCysxE6HArlpBDO5hDaAgDaHADzOk/sjje8KnAQrnQOIBD8NNqvowEFwkQFLE5nZutZDutLrvyhhH52KO5XbRF4NxyW4x+XoR6JKOf3RP6ZixGZ3xGZfQ6KQxHmiPTH6L8nal7kBsjX7IJ2pC65rLX66iIbQo7QrFIE6BVdQgT9SrIPJkI56CH3DCEzzhFPLkUehxUkBCDTxBHj9Fj1gl81SFVRr/petgKO1KhV/krhtPxfUIZY/UayjELhvdiIVSqFK8ce+CKPaUQiqARb7oDlmYrltUAluqRYMW7PaeooKgpcMkzIJoz8GCRVwsjF/ORcZo4vTSyMRKrCc1UoW4iyJbLJB8BSP05SBArCT+JcqAseeIcX644pOADwXoQgwwCfgCIAtgqeWWjythKclqykQ+5i4mwx8s4/tu6WS0gspQgfme0i2970TGBpy8bALjwRZsQROSo/9iYR8YRg5SoZfaph90IRa2jJfECQY0YRdYSpdOgNEY4AXEAC8tagaSS6C4gPzO4DgMcNNiYdq6Qs6iBmYCh8tsUBSGBjlUA9cmsBXu/0GXOCBqLGoFvOPUwAzXmOmXBKAD88oWWuFoTK0CcOZkeM3VuuM7wiNGTGoFHnPTdsEWxqEV2k8EmEcz9sEGUCoJTEECJkB5kA76soI+Tq4BdiFyviLaVPHetKKnQKcf7uHhPuff8NIW5MHiiiFAbCEefuYerKB2xm0PGMYTxOAGPAA+Xid6smoX4rDeMmQcIuM6OGcRcOGyYiEvNeEJHACnMssruorfZioBTmE+QoAGnnAX6IPfcMEPcCHcDAvcuuA+r6A6E8owS6B2uoHclmyxUjHkorIMpccHdqETbeHhXvQRriDgsIx+lK+lPkYYvfItnxTHUIsXi1FJo1RKl/8US3/OFp1SF6fxS78TTMU0TMn0F6GRLVpITzBMTcBlWuyoUGoShiQlI0SBAE5BBEDgCJpLDfjBTn+oXACsKP2lIODBBHagA6SgE5iLCQBhHCsCTzMBCEggBjCgAxABEaTAAUgAFQRiAWpACkYgA</text:p>
      <text:p text:style-name="Standard">BqPJmagUkcgAxJADNgOJtorIfSF7ojlVziMTN7ui1JsI3GV8nJyI18FisrrVwGyigaPvohoKBlvX0ZFh9Bu8y5STESP6SrSJXRF8miPv0IvjiYPW2nPjtoui3bCV3NiTBKluLYokK7LIcdFwWRvg6gFvnKlTTEiLpv0tZIxYIpDPq4S+PoAA/aCL24gLLsyS7X/1CxQaWXAs0iorJY4LvsoRPuyYGSiBC4jFpZ0aQn8BhVIhzBrRszOYP10SZg2jdUUag8YSsx4QCts4cyQsysYRqH0w5ugZpxoxmby7wzsYXhgZ236j5rG5jATEwDNKZhEgB+4TXTkgAE41h4cE/9wbdHsjDW1odiKhsskKjTSwjguKqNkjUm+CTf6zx7SxzfFz9F2CmsegAE6wBRG4A3YkCmZdDA0wRAuhA5jJ9p8QAyIbDpgIAM+J0BagT7mquB0JyseoD9xoRHiwGu4AnyureBKhyzUqisWpAv+bRwG7glHp3i6qtl2QXTusttqpxS1oqvo6j1EITLiYQ2KwA++/6AXTDQEEC4QyopFZXHfAGQUygJAdaEH1mFCFy5J/PLjxEczUvcQ62pDXkM+YgpDoJA4pxRKg85Lh5FLVy5gj9F6D9YYs9d5p5d66xUZq1d6u/RMybd8zfd8uXdMD6i3hkhNrLVWyPFX4oi/Jmi9KgIn4KINEKEQ8EQeiUiQiKK/ROEFKKADMgEO4EAS4CAX+EBTM+JOQQARLqAM2gAOOiETEEESOkGlUOEUHqCAJcEFPgC6TiUGsCAXLmAC8OiKVCxVTgyL7HdfDHLGGLL2CgxdiUJYkfUf+S4lyCjFPA8jc3WF1PUjGcldN1IkVzJ+X5LBllglRxKKaZJZlAIlo/+FiWPyJCmsKPkuxGSCIHkSjAM1KMeOV4318T6CTUzy7dq3TGgsSal0Syf2RwKuZ0yAX6eyD0rgCiK35rQ0fLcyHrYPesFEoZpvZPYHLhXZ+6hsMST2e7MMbGxD0ArKOqxmBsSB/0SgL2lGNfDs/zpGoV6tEmyAEkRnaR3NZIBqOkBNNzrToHyncLasnwSADojGOMYBaoRzpArQk6lzd7giNfjvZPESZip0BngJnZgHZvZAdJSQMYLzDNSTRowT1khBcrwi/B6zlu9COmwBmW+maOZGdl5ABahAEzgpkMUULcSgP2cKPkwxHmCgci4ndcjiRN9Z4C6krlYZbLLgQtz/g5rugaiYzQMIBKG8b0Fu9wnqreCwoZ/joXAl1AI+wJB/RgzkNhCyTc/02Q+0AEg78Tg0oasyRBReljoeDrGeDSxEZ308bQ/6U+NytB8Y63Kuhmj6k3I9YBxGh9sMEdt8YKW3l5AfmUvm1UkB+Y+vV6kFlqghmalrDBev1Km7V14dKLbUt0y1Oqu5eqtlC33R9OncuCRZ8vZoGOoqyIXTy1HkcR0ZoQ2kAITeMVbBToVg5YM7AA6kAAisAA0OFRH4QIQ7+B3wVBLswA6YKwR6oFIRAYV9gAAIGwTgIIWhKyE+uApGwAUSALooiIm+SFphVSkETIKUtbSNKOx+siX6/wtUOC+PTCxYc3iKauj1Arhcg8KLYsxVfcIknjVbZcyHRIKNtrVWosWHNY8bP69NzmglYsK1awggxTVceRiQ7AWHW+/11LUjtdhNqyLBxnpQaCL3jppeh1pJtOKg4iEG0KAMphL45qIU3Baqy1ud0aJg51t/UElhpZRhe8QzcPB60fIrdsHUHA2bv3kMKqGgXoPPeKmgRIfVTnlsKWEe5sHWbBAV1I8wkKk3AhA3BMAGbCZq+hJkjsaiFpA6K+ouUKNvREDi9hJn/PI58DKbl8Y1tEKXpZksquOeviIWqNZtaowGuyOjktMxXs0GLWMfPGEtLLw1IkmSZSe+jdpAPv8u20ZNCCGRnlUxnkXUEbVhHGJKpZUGeDhnFtv2RAnuAzYkKxT0dcICemy0AVzAPwqOauCmmbO8PdrtoF5jbObZF5qte+CKeUVB4vZAFw5dFKpTrfjqqm6Uzfs8fXTcPbUwEB6dcQC0pn2A1OIBn9vN+5QNC6laytVZt8S3qkt9qUe9qK0U1eWb1NM3qV+d1bEX1rXXTME613V919/HqwOot9Zk8m6STbsYubuu6zBoD+4UrptrD8BoJV7oHUShUn4ABHJBpRDlFGJAfyUgADICTxGhEwwACgABHwiAH2wACxAhVBOAH5AgCo4gVNXA2esRCbwg3gMAEETlXQQSvAL/svFYTySmK40VkiEp6PCqC/B4oofG1Vx4JU3c641aYsXG+E3ky4Q+0l3lLsUw/omtWMNacsKaWIdCXotHXlskwlqgBeRrZcWEOCJi5VtlLIx9cohVTF4oHpDQ2CLl6IuUaCqWkta9d+bEsucIQwzuGCtZQb2nsi8gy5JxXaqXtDHY0jEa6DgA4QxogfvqdZFNppFbnX7O4h6YUwKpoDb20gQKPR64TDdultc0YRxK1tE8gWYyMxF44Gt6hPnAaZgIAc1k9kiSg21ioAUM//BXADdscOO+2WZYI3RYHXv6AdS8AMhN55a4rKDUEzNC5Mj/hjjMKREYYAUOvwVsYAV2/8liRSBvn9yqc5GdFTpAduorpPA+fmbjskIX2LPdCreoIiAdfOZrIroMAaSiNWGex/MKKCbgErqovlBC/w331+n4KcvfGoAJGiACsJ8JmMACPkcVGaOrvsAHALamXsbhnPCrpIx89iqnRdd5dbSxuofX9jY+rz/7t58Jrkp87nuObR0g+gkcSLCgwYHx+iVcqLAhQ4YHIxJ86LChxIMUM1q8OLGiRoocC370WDFkx5EgQ6IsaVLgypUtX5KE2FKizJszc+LcqbMnz58+gwIdKrQo0YQ1kypN+q6pp3en3vGD+u6pU3xRPWGt2lQq1K1as1YF6/XpVKhn8TVFsqPDhf8SZbmafQfP69mpCxDkMhBAVtSmDyh0GJHhg5p3NkDAkZLhxtNTpwJ34OMigRrJUlwYlsrPBhZJQEiIonpKbVepUUs3/Rt3at25T+dOjb116t+tq5vyO1V3qm+7wHV33f0bbWqo8E4RT738q/LnpElvPX78nWnrp0+rNs26etPrY0/zA2/V9NTrWrviO9vVKnb2TrPD54qd7vf4p+ved6+bO9fjj1Hl3m66MZfdaeA5F11p1C34VWxyjQWhVgFmZRps6wlYmyciGbXURSl9iNBGmtxjAgYolCHaLrGIEQOKKATwQUN7mMRTUiEetEkWq7zjkogXxRIPJVlQ4SNHNKX/lGQ/O/JCwI85QkmSlEj188AKJ5jxAynzWBTPDFMsUQEP/eyhyQIcCOIFDPNoQpAmZ3Jgxppi9CMHF2ZUcIYYtmxU5UKa3CkIAgycUMmYJ4mhCZhLmOGoGYJEKoMgkJqRiA2yDDRDKmKq4ImbECFVZSwK3WkGA3uOOGU/tqApAwIx7LORSIqCwcISMvygTZ+i9sPoEpVEGmklxApSiQyXyvrjSbMCieNMmhAQwiJaNDDOsgNJGwgNDYjRJUSGZNAFDT6MI4YVi6QQwQf7xOLmQGL0AEQX3SQgiy2riMvtPMr66WUPRXTxhgt+dPGFB7t0iVCNWWRQcBcQdxFIION2/4HLuA28288aBB8sK0h/CrRHPAAHYgHCqoZc4z1WBNyNB6sO1G64GL/ba8MPRxzIw37Q4Ee1Go8oU01HBSUiUEgWpdTQH+J0tNJLwUQ01M4yXbWHUTqr9dZcd+3112CHvTTWZBe9UHhS1fbdgMNhF1ZwXtXHXnfjxRcVW4Ol8QEBrHXVYHWniAACH6FBxs9ZMWABxwUkRCV4LhKUIMpd74gQBOGivZO4JBdMcFhkFARBWAIEqJHhcgTaRxxqVOXWXX3SiUfVeBja5reDDJJGIHSus9fbgXF39bvsv/3+2/HPoZ48b6itnpxv6/G2/IVjiZVehNZTHyCF7f0nodv4PP8WPn3jb08+hNZ3/7ZZ5nmlVnG8p37W8s/TD5xr93tlfIYIHpig/t1Ti2pm17ZTcIgmUzObQYrWoT0gAQ0pIkFV6rSPeMQAgipSQz90QaWYJdBozMrIjqighpApsB+aiMeO/OGjkXRkgR0ayI56ZBOWRKRKHdHFA1iQpS3VaSCL4oKYTCAKIaGpEgyAwQ+R4i40nQoGApkBB47Fg4QsUVUDuRMSY8ACGZyKBz8UCJx8FaZKmMGMaKQUpSwlgkwpBEyHsoGylBUyh8hKUHr6WA03eERYXTEjCdkhsH4gigUyao2OMqOjhFUBEehRSh1SoNQwYguO4eJk5hJaP7TFLU3/tGsiTwjYF3wQiwf0YBFdiIAHrvWQB6BLXavUBAwcxi0xKKqOP7IFwFLZgAzQoAsn02NCOBguP0xsYrgwZhceti0feEsgHPPDF+LQrxdWSRf70EUoTYayOo5qg6fkJgwZIquG1WyBs/SDMgOBi51N7GGdhGRMqCa2sl1NI89ymkrIlk8P9VOfNbSajeyJw6QRZWuSJKhCE8rQhTq0oRD1Zz0n2r2o2GZ8dhufWISTGo1ibyyzod77ToGEIRyBMHEgwGjkkiHjxUUyhPmAJ6ZyGH7goAaI6Jwo8CG4xZFgN9ARXCdCIwoCzCAKJw0AIMJXUjhEThR/6dt7vBOV3ozv/3damQ1XsOrR8bxuNa5Rjl1aej/T6IcuYp1fcnQnvd3Vj627mc50cNe6+/Tvdtq5nVSFw5/g4ec95FGPX9HWlLP+VTj16St8MPoeu14PsQKKToX4Fz3rxFU5pvkfdv5GV85aaELl+97bxKIW2HilNAGqSiRB2LWsjS1JZ0BRAEoRxkCKAAUoKEECUFjQG0p0nr3VURb88SRsIbQfpBohPkDkryWZkElZeIEGPdhB5zarVVkSAB2+pZAvcQpRNXIVrLoEKoVcKbvb/VKYEiECe8AQSoHCUxI31agKxKohpNKErZZwqUzto4LdjUc83OuSRX3XUyn0l0E4KIcpeuEMIf9s1gLwpCeF2US/t8oVKkqCYf5iqh9i2Mcu/kuqPfxXICMuKAInGmFAlRJd3LpCK+qEw3hYIwTb6paUHlCCeZ1sF7ooQcBOpglSEURauKBBBK7gLmn1LAKj8BIWFQIwdY2CY+M6GUFiQSppLaKW/92DJ/7bp4QpLB6xiObBChmlP5Xsx1OmkcisAARukmrFAqmgOWsJSSdzK8yA1gWXdxE0TbrwgxFtmj0Dytp/UhfRPXmaQB3tWt9OWtGTBBIDWczpTnv606DudERHrRCuvI+AV4Fs3f5zuuGA56x/SZ0nZvoOvI0gDXEQgxoOcx/PfuUdkkGEFBCRiU5kAg6ZyAT/IuCQ0wk0JTGY619PifoONYSOD0XwgEoTIwkXxAF5u3mrXZgXHdfhdbN17Y9FuUK7c/uaOrtLnXPYA73s8K9t58F3/vA3nrAq79/NSytmfbO8unLvs2vzHoTiY77roY+lDCfLU0pbve8xPLLueXhWv4O//sQ71rEG6/LCnVbguNSqx2s18Faub4rnZjX3pt0Bm2VQh2Jk0TB8QGxj9AFb9kkT89DFiXL7gRmzOdKvZe1LRjhdQ+M8hYA4Ay9a6MHgqlgkTSruaoP7wtUaUU5JHAipziuIChAxFrqYgTiQ1d4ic7Af+5jBrdgrilrdqhLa1cQe9i6rRw5kwnhXIqNk/4AqRSF3D6XEUiK2tEFb9otU/VKvmETw3il9Sb6pCi6XFbIHXfQxVvHofEJswSeFyKrDi9+wyBZyXi2RIha7CHE8Ss9BDppw7y/IAiBEIeCHdre7rIBCBHxwhRpd5AbiOpktu85JH8BdjAJRAcGUfAVCryFgjSgXQnShCXMCTSEEQBc3FQYnTbzdIfF4wrzqtYcnuGBclvBALBAPdDGEf1xLJr+AARyLaqrZA4U0ThOxC+lXZ3DmL8a3D3BiSjTATXBiCymkgM+HXGVCM52kCWLAIS4Rfk92BbLCK2ViYtWEZ5bWaBN1I/dkQwOFgowGUCv4Wy/ogi2YE5QGg8x1UP9aQ2o66Hs72IM8+IMNFWpf4zZUURcbpXBkcWoAInGR5VVxgQ/wgARRkDd7U1SjsTrHkzardgozEAIdAAdgSGxiWGzM1jlNMW2NkzyVAwKIUDii4AkLUAOcMwHwAFNKNRq3cSCX1T2/IRvjo1WywVLrdhsg1xsDt29a2DYFAj+7YxzNMT3MAR25Qx1z5R13ZVdRkVmvI1VcJR6BJTuJ9WqOZVf5Fh/XMR/lAVmm6GrqkYr2kRsVUnGqBnJoATzXQYnvJh0NQhug1YuS1R4ZsnFi8Rca6HT45DXHiGksYQs7FwA3oChC0mW3VQYlAAh1UmgleGmMZhIrRAB39jUJ0SL/I3QkAthB8kQTOyJd8tRizdUsC2EqY1JI/dd6eUImsyd3XiQASuRJIHYPKyAnsAJ0cOJEMmADR1djDRFfSKREYjBhiSAISVREFNgqU4QqhfR4IwNiVQImeXIGNbIkIlFBE9aRzPJCnleRKhBGWwYnYjB7O3QCi6cNGiMkKeREeuJe7pIQBDiBxvUAP9ABSTACb3AF4OgS7pdM1XIFAZgR9yAvSvYB8/CNy8JJDVAm+6Ao+0AzfnAyddcPMZAB27IuLfl84ddOJ0MqttAKJfOULUIQtlBjJaNKu6BLAVMMUMAublIndNkFjeAB9hA073JFuqBmpBQzEDEyJfMyKtlb/8qiC055gAWRl6aHM9wyYyWxl2v2STN5fgh5aMAFhCoYg/wkgJlWgyQomp6ZdKUJacl4gyaojKkpaTgnhLRZm7Z5m6DmgxBFH6eVNqn2isETIP2miI0lQPPzPvxga3qDCrsGGXqliwvyAAjQAVKQBmtwndiJnTwQClTgOIpBbe2RGHBAbUUlGCOgVEhQA0fAOKSwiCOnGgT3HR0Fc90BHvNZQK1RV5tYiQtyWXHlOmc1PPJBisFzalnoUuDWVu/Zb2qIhWjViANEG+lDceuDNgcXIRGXPheHcBtqcYKIoR81FwY6HJK4VpXFPwqKOogIPVk4nClnb7ATo6oDjC+Hav8ZYkDGVXObdnMsCEO6cEG4NVsis0m3FUF/hHSmGZpLVyRNl1BipELD9Q7JaHUxpCpZR5rMVY4NsV8LWUGCVAnAIgNnII9xkghPNBAPgCYepg1hNANCVHYiQAAaswczMAMBWCpcAJFnEJUnaSkMkAUOEQty5yh6wg/ugkK2kKZIcHS2QF+NRGhdRxOkIigPZlwLMZZ/N0V6go15dnq2sF+uNzIjOHiFqgmF5CaKynspkxhJ0KqRMAEfaXMc5GU7A0wesHwGsQ8wEAJ86QNBEzK7mmPQGA9qIGQXowU+4Eax0JTzkkrsIhA8tgg5xmRlIga7akxseak34AHF1127FAH/CTCX50IDi1AM4NoupKIL+TIxjdAARGlFYoAKJEB8RrYxLrAOHnNzEyEk2gQEi6Bl7Wh60EpnBiN/yxIPymIzlNktqjoi+VIw7UqUP6RrJBAHH2ALRsZ1W4ekokZPmhaaOuqx2fiarimDIauNI1tpKWuDM9ijsqmboAmzMhuzNLuDuLk1wDiIvGk+R+iEwxiiwGg7yplSu0ZTxEFWLfodMJUBCQAPLvoOKtU60FY4praGbdg4tmE5mVAENyA4MaUG8gajjfig4wZuAWc8ktibxkm2DsqiM5pv9HaIxkEa9bNWBZcab4WLuIMbmmWf2ZGJClJYwKFYguWKpcibqkhY/wVKWPdmHRPHijSqiBcCHvn2s6iVHWclP3gLo+Y2iXubi9wzIRHycJcbH1plO8JZjCj7siCLmrPyAEWKW2UQAncQAhjQB7hVjX3Cmhw7g9w4XFqHjAKRXEVCjlWqJAHbEOnYpCtrjlhUZK4iCInAABwgA8AyBmNQj/GwC4hHdpRCeNRbLPq4uy15ksFiKYTAAGMwRezlRgJhKmsiMlciJ4IgAJQwlrHQKnjyvQzQvxwwRblCCjbDKHpifLgEJftgC6aCKl1nYlcyBurLAFwgA8fSvxBsA0jgEl+CvRZ8At8gJhE8BmAkYIgHeGYEvtQrJ5XwA6oXMj9QBa0KOSWgkv9Xg0Je9jBf0AsskhHaVASBcJfXImUCYQucVARQYAEWQK7rsDPVog2yUK8v4Etd4As0oAUWUAQ0kExPuQsohELjEE3bEgha4AJQgMVKNgo2U2X1Mg4C5kqLkGTr8pYodA8cMzFZ5gJI7AfrYGW91w+GUAS4ME3CJGV/UkFv5gF0RBC4VwJIfMQWUDBWbAFHfK4YmH5vIMkW4AI+U8WXjMfUhBBYNjFVTMZY/GVQVl7V1borm2ifiYPGSIOwCcu825pJqrInK8ur/GhRQ7KqOZo3+8vAHMzC3LI1C4RoYzv5xjanVlpqA7eiiBqlRWtSmDe5xrmdpTtnqBje5rS6wQ//A1IaaBhVuyGe5PkOcZhTJSAYEhAAooAKhfUc9SM/aPWc1lEdfGtulnVawehu3MGfuPhxekVvwOmJnjgfw4mgAERwyhPPAne0bctZV9Fw6oNx6gMW4aM9FN2h3JOhEAe0GVdxc+FxIgfQrBM3C5rQY5VySeu2LAc7mVUcvDlApQG3UDFzros0JcvLIwInBCACMIJbQJ0iJaAGtaXTuUyCS0pCqYzT8QB1Uielq9JbV9d10OUkkafLVOpNsTAO/0gsXr14mJBhVSQGRZR4WUIsj+IoP0AANKwLCixEkFIslJIIPHB0/QB4+gh3XDa/Z2S/4egud7IEkXJGFOwo7KV6/1H0XTZQr89lEPB4Bqi8EbbiRV4dLIIwKWZUYQLWkACMRsGC2dLLeAphC7pgKoMtA5Ni2IR01QoRA3lgCq0qAROw1FCzea1AZxQTCOtifAKhgXvgZdyyCwTGfBhQqxajTth6MtrAxtf0AjhGMeoUCIvwZKPA2PFA2siH3MqkTtSHFP3qrMpif9OCf2gsRpX0frVaDBcDMdSnMf93p76lwepHA2epSQKBMwWDCxcT3QUjTgLBrMuE3BADT/GEsNm0Bhaw3jmzTNTH2DetyvVksrJZy7h8y7Rs4b2L4bGp4RS+mkdt1K1czDM74iJe4iS+usPMERVlHxvlUebDUZGVPv/HQXCoEIVtUZ0pdRqgpdIA1DpxCAcGUAKo8FhRpQbeOZ6NQz7hfBYwhQJYkAlU21d6WB1YGD1mq6IMKh22cxWny24r2rhwW3JYsYfv6YjwlraexZ/WLFh5qJ8E5LaP5T6RK7itCDuoaFf6QT1y84nE+VfLPOfBc7kzTqAFMlJjLlid21n+DJ3Zw4uj6z0WwuVe/rPe/Mqn+bEbzuHLogmU4NO4i1sY0AOAIBA0vE8ovrG/S1z12lrDKwZEotT6yhLWJSUzdCQai7wrhkuaoMBj4EXTGwPxsF960pIfowv3IHfVS9g/gAS2RGMWMXYLkAqFLQhLwAAxwNbvsijVG7//NbKAK0DBuaIPoyckaTrBXmQGMkAINhADRe2oZxAqW9dEeeoFMXCnBQWqiiTXcY0ASiRGR0Qp5xssXu16rELqVjJhFDws6o4E83BFQAS7QZAEkcPbKWhF4deAZymVeakJ0mdnlgd+IaBOEdMzFrAuVzAPtrC7G7EHN1DG0koDT0mt1+UJyOczyb0uNkMyRQBL+XWVzt1OMfZ7+6AG7pfFQF/yHkB/DUGYGRvVpB4vRbCVq0RzsiQuyxQxWA8xcBYPLNOs7D3y3J0xCJFC+FD0PQPzWqBKWOThPFrivYzTLBvimf7hl27qIE7MF972c9/hXLOjKf73gB/4nHbiPMib/8iccHTum95Tb3HTPk4oFQ1pUiPgAiSQgVWxV9ecVmrxAoKRCZFTGmowUwTACA5QB0aOGINDtQWSGFeLh+8gCtxmB3ZwnlfAHqFrcaeziXrlH3m1bsO5btdDiPLJ6NPxiAQiQIcuHOzx0oIF0yN6oPlTtwsqVvHcPO7TUd6hcRaKhB8tPgvn0UQo0cy8PYyl/Q4H0jHHOnf7n/Js5vzWavuTtCgHHODxP9dhoJP7cmqjbjad064MEP0E</text:p>
      <text:p text:style-name="Standard">DiQYr59BhAcVJiTYsKDAeLoMxoqlyWK/WPP2PUzYcaFDkAM9jlTokGTHTVmoqBH58aTLjwQ1xUvp7x1JiA91tiyYciXHmP87geZ8qGtPPDERMfabqamfJ4FOBc7TJEZMP1t7rIY02E+MrVZJ9+yJhdVq2YNdD15luq+irZnxbBm06DTu13jx9mzst1Gq3H57pDZk2NCuRauDc8ZzyzTv2KOR824dG69iLL17Akc+WlFmRU2tWs31ZDBxRo4WdUFV/NI1V69idFXkW7KvGCtAaES4gjZk1aRly+aNWlXTPLVd5drStU/zLucUMfN0fhQucIut1FIcu1TgrsxuY+0zCD1t4OmxrFpFSlCi+JBEF9qy1W/XuHlAkR4lrhQz2lh22UUgMTSJZRyDdAlsIoFAa8kpMcKaTq6wCItPP5jUunBDDi18rbD/Di8EkcMPYQpxsQyD6rBEj05M8TUXS1zxRRo13JDFFF2EDUcea/SxRyB/FDJIIoc0skgkadRxSSabfOcdfDx555R3+JkyyiffkZJKT/DhEsoqr/zyFCy39LJKKvGJYYcOpHBhlifVuFJLLbG0Ep4w+cHHyimn5McTTxao4QhEpLgghB7uwCAISS4g4clTRAABDiBIOIUfKqGUlFISpOQTCQSOkOSISErw5NJ38MwSnyz9pDJTTPG0EtM70bzz0kv3hLRPKq3MlE4rPQW2Sl1nDbPVVLOk9VhceaW1WVwxFfNZXnk989VqkdU2y193hfJLY43t8klW9WxVSjCPzRJd/1bVZXVcZVelc1U+10XW3HXbhbLeJ9l9sl4uz9wXWVXR/PdVK/XFduFqGXa4YTqllDhiirfsE91hhSXTYi1bwqlJkGQMUWSM9mlsI8ycQmofi2y80UcdW+QwpVXekQ/kmMryyeaQeQqqsMJqImC4+IBW0TaEiGNKIbb6UdCpjeIZrLuL0AvsIJVj0io5jBSD6C+iPBODPOHIGmhAiEZUbimZYTKwrtaQFmWfpm8uri+XL0TLKqqsgqor2qICkS6BasOZJIoKIk/D+mIIoYsvPLCncAVblGs8q1W+aiYUuzL7K4Kc89mg+i5KcBf17B6oPoFEgZq8AufS8CqkLGI9a/+C5u68JK4bHAj33x3baMCNNONro6gHSop4vMljKvHCD9oF0H1EYQxvyxiCccYkSY7xyKOFbBLHmGFmkvzzxR9ZSZzVPxz8EduXf37667f/fvzzLxp+/rvPcN5kkaleUipXvPp1JWP9q1XFWhc/YoCFEaThBqhQ4Lz0BTGEJUteDzxCJxCRiU7AIRNwkEKlRPEONUgKEZU6BaqkZAMQZMKEYPLEA9BQhU64KQFqMNeXJgavMMHjV9hiFba8BaYvySpMVMITxsh0xIchDFdCdBW3/ASmWmkrYVlSYqv0VKtw5SlP0SKjEGNlq1wty4oLa9fEfGgvM03sXXR64wG7VMf/OlmsSxiT2Jkm1i8sBYyPdBzWwaR1CjNK8WDlKuKywghGYj2SgY8kl7ZYpS99fdFeuyqiuoL1NxH1L3yh3B73VOcQtHiPlO7z2It2xrUiPSgegMhCzT62NqHYhig+YUkrB9ez3pUvbz3LpY1cFj/Y7EiXq7SQSXinomDKR3sYCt80kVZNXRqTf8rMpkKc8gTdRMADviGmNH3WTGLicpnrVJ2G1FlOu63NnS8TCiy7Oc9jDgWYznzmOZX5Ev39k5XpQ+Y+0be+g64yoSQC3/dU6cxYmjJI8vNfRUVpUYxeVKMZ5aj5AvpRkNirVxcTKSEx5quL+ZGQAXsSPBw3CwoC/6pPUPrhJHXlrDGJggCMaIMUEAEHRBjAASVQwwmnpEIT/gofkupEpf7VLhtggQ8SCIAaLiWsSmIRWoZMliNthUZ+MQxPmbITsLCkxFndNF0VTBWqVLXVKUKLWlKkYhQbdqYLrrVVSp1pHrvKQIxVsI2YrNcc6bVWAirrgkBUFyC9uMDANrZOXmzXxu512XI98ZAAu9a1MGgtNoa2YmWqWJ2wBa8uBWuJpu2XL9n5vocalH3mnGZBITpbh77WIUKzn4bUQ4ksvIBn/Gwliox7kFjQzGbD/Bk0XevRHN2zuM2VruVcO0ySGS1++byZ0XSCXX22c5/ofCdBnWs3pxDgcf80aMA4OHfLndgTnzHhbj9NdNztEmW+o2wuTrTrz6Pl057X9dAyowlQiW40uktK0m0/xuCBInTBwoRubkuZ4LaNr8LmnShIPfxhEIdYxPjraIlrNNnV8glLLSXXFu8oRsEqcIDvIAABzFUvPUV2V2TKYMF62MJTVI+HV/IEPHjIJ378SRSoelYPIZUpTywZHgQQhbRwSq3DYqqyfSXinOBYLF2N1InkGiJoXdVkRe4Yx2G6oFplvNYworWrY4wVGZsMVoPtFWKAjCMA3UgxPpMUtSZFsRvLNFg9rphilh30i7EaV1fV1cqThpQm45wnm1IyrQnUK7Lyyml4DVGtvgL/pWwjKmEEmxLA67ywQiP8IV7ubqIJmUlNbnLfXxaTICl5ASrkGeBygvdlwhavrvVLT+Y+mJ6rlpl3gX1cWfvzl/OltjmjHdtuwmQ9bqna/roLYNtO174CziV17fvtDDM32+fM76/nic7bjveZ6sa2/jrcvgybesOurve1ccvQHln43wJd6P5ODTITJ1zBCmf4wh2e0RF/OF+9UukBxwRAlFr2ja9S9ClO+CcaG/XLnmIgTvsUVoQVeU+ikFOVAivyTXoLYUs+llHxZcitfnVWiIwkk5ulsGqhFJCqJXok3aXFdnl1SnX1EpojvbC5epbjD9uWvL61VopP7NKM5deK/5OOLK6DXV4qPuBhz3WvxbargGdPl4opTtnHthRWCJP6Z0VrV4b90K81tRhLMxZm1v7pufUruMFx+9/98vu+HA6R0MhpP8ykBAanSKZx/4simuHjlP0dN64n7Hl3T9fZ/i6wbUWG+Mpfs8Dx1O2vw4tMepebwqM3SX200hcC88TZapttfqFN23UbOPjxXvCAnRtu4Idem+km+Ikaru5hi9LB/MXw550/8OorW+Cpzj71u498VDc04uMnf/nND9LnP/xFKEbpAL/OVot1kVhZjnmlXUinvELdk3sK2K+sPFMn0yIBYjsmO7kjkjS+UiAquronypa+aqJhMZass6JOYv/AKysjRSqiposXfomXTNIgLhIjSNq0tkKzRHKkaLm6Spq6vuojPDK0PrIjIis0QuOjQIqYNmKtP1o0v5JBcJGizYKWBZSWUcO0EZwkEfwrScqqNtuWLAKgBny7JSo1DDk4gNs34mO26QM/AnsoWFOJXoI4p0gJXlguzks9A4u1wVu1zWvDxXNDaSMv3XrD3JsR2YOv5JPD5Rsl36MmgEK9wps3OrzCYAuvUFo9dDu3+LqmxNM+8Dow4io9c5M970O95ss39BO/+cHELsQ+wwtESWy16ANFfdM+xRPFS4wwCEs/VlS/VnxFV9So8wuokkIp1PIjXGSx01KpvkMxM7L/JDiqkwR6lbq6rP+TlvbrlWg5E1v0wD4BvLQyoL0TE67auXDxub5iwDMZK3IRFm9Mwm35wGq0v2tBs6aDq7kyM7uyuqrrlrLSOiSMLLJDsYFJl8ByM/wLwVWRx6xKLLaiKYIBuwu6uaPrOhybuyrCO7uzO6lDM4dEJFwpx0rTFY0hJMH7PYpSxVMUPkvkRH/jwlFsvCzwBwLIn4mYpSyYvEiMtjPsB+VqN0akr+gyRc77w5hkPU70yNOLydg7NnnbQ4F6Lo9cH4TzvI1kvmaLQxhpG9oLxWIDt6Ckw2CyrqGUL2rqxHKjyVJUPw3zny0syn47yjlMxaEMSe67QlRE/0vrW8VtmkW3fEu4jEunhEWMwrhtjLk1szgYO5akU6sx0zsgAjq34kBIU8ZJGykprKCR0sEwib9q6TuCFMEym0wkAqyyksDGtCJI2TIeqzPPFMLJxBdOE0cOzCpjkTNNszPVvJX/c8eHeZcb3ME/k83YVLTZtM3Y9DOTwk09okFHY8xE6025eyoFTMJLO03jNMKq8zRj7BNuLDMc8xIqdLjt80Rxo8SvDL+Am8uFUEPqdAzgsgmqHEvWc8ng8rXrZEPoe8TzSp9FZE+YBEnh+8pomjDjY0l4M0v1uTd4O0tmqjzXs8P8tErkS8rQ2x14QlBFVMv6xEjwu7ytlE/64f/PjDQ9Tfy+tSRL74vQDNVQCW1L/SRF7YxFuiRREy1RFO1QuXQS2ERMC+ozyyogjuvNXhwXJsOkYNQ6MlupT9OrIRxAH2LGzuJLskqxm0qrjfMsW9GVX5QVVLEWPcMWoRNGKpUS+VtOtjojPoGrEwRCHjszhfzSL9UrtVvBePHGywwiAGKxSvJHyQq7cynTDuS6tDO7fHksffEXydoiNvXAZjGYiIyizro7aoyizzxUMpqpIWzMMLvBjoFDtkxLsazDtAzL8OsQxyOxgeC14ZpUo6kJzasunqzCUfW2tmzKqmw987HEQ6Q+2isoA7VOoozUm/xE+5xJDq22SUzFlUz/UFwlto901TX8vQurNugj1Y7qSll0SmWV1BAdRFv1zxHVSg8lz0nFN+lbUW3dVm4NqBRNOIwzQMPypFocNcKav9V6o3uUF4iMTmuUqz9Fky2bR2QcoytKx4zLlsJ6pCjkshY0OnhEUmJxoi1TMww0x3jNoKfqwHr8OoJETTXl14e8s0OqzCh1wNnUTUezzRrMQRoNxiD1QUDDwToiLUESNJRdTIMpQhKEWE1TTjlrwuUsoEEyIgNUIEAZVSsUy7JkQ0ilVu5cqBJRw4yqCJrIgjJ0VniSh5TsJTckt1bFymM11TzkzjpkqDtknz3kPWLlw+uLqO3sVWnNQgDd0PTU/0MVjVW1pVr4mlpKla2zJT5YxUJ7u9AKVdWwxVCgpU9ordaeDVqzBdyx7URLZdATPdxvRVzFTdxupZ9aJClA6j+7PK2UJSkm4st8AUyxY5isKhj+O8wtJa0dA8BsFFjkDMKK5TidW10tG91VYRihe8fMnMe8GjsuGsylg7pE3V0wVceFXKDlvNyi01FLQ7ECytOBhKyxW6yAtEfbdd62K1M9Law1RVfixKJ04b8q0l64WkgWDNNpWc12TdRGUiyiw0Uo89lmVdFq1doMLVwJGxnl+qijhQGn9VtBJEMzJD1sattlmzXVI1tfJdxa/dtaRUSOnL5gdVusrU4F1VBkDf/gCCY36zJcYO1V/OxJAk62YVXKW5XEaeVKxtvZvY1W9jXhEhZcsKTbXLXWZ71bCm1cGZ5hGkbhxT1R9rtLxyLXFoWxm3LYeKFcN80qNGKx09zd/9uXX0mtvbK0Rg2WQGLGQu1Thy0WyuykARQWKNbiFINCbqmsLjVBeF2jNaPefzS6ShrBOQOjz1XNRHorf11BqfNYQaNjRgNZHAy0kF000eXBPzLZkXVBkvVjuzwYwXpZSEJNJk1Ohq065vWVG0yTm51CnQVRng3cWdW3EA5bkeGlZHUKWhIuWSURKqglnjlWXWXb4tvEq13Kvl3JvNnJq8SvBMZg/EWwQIRPswX/SasMSVOVVP8FRG/DZRfGQ2blQlbd4BGLYdjCWyOpTqVVYV6222c1YGUe3AbD1sTd5hvmZm9+5RoOkcf1u978EgWi3CSV3GiUwT2io68TrcsCq7mb1yeF3WwcmPazV9XcM1qx4iwiK5sdXSAdLChWLSzttIM0lnPklS49x2LkXfAtUuAVu1phYuIVI36E3ve7UwPKwbjj6LXj6HrsRrSL048+47AKQkOGqzmO6LvS3c8M41x5xjIeljHZE6iA1NkD51v+VWiF3+tDKF5Dz/s5SeCqmWpWEt9Qvl3FyrEUZvTh4BUm5l6eVZgcUFFd4N5y4LS91e2J5bV8sKml1gtm/9YGDtaytVACpkT5TL/1JWGetmFr5tu5nuCpHmVpZuUUvuTBDWe//uu4/OYSy8d8Ljt0nbGREs0F4jRI/pLaDcFDctndLdNF+qpnLEBI3uKVStc+Dchr5Ewr+saKHhYlEjPNVFTxlenc3dEnnTMtas7H0jQkFGOns0BOWiOMjWLZ3E0b7DN2EeR2FtkY9GOO/c1Gq9x2tixV+WEr87E1nm0RnO1MY0csNW3J7dflJrVKZma7ruuojUoL3ibvmd/vdAxeY4m+bmAGZupDPEsGblX/smSqZaeoRmDQy0+d1uqdrFQb/k8BTdWc3O7XomoBh+DANWZSVV/RWzyg1utnJv88Yc3b8E7vvH5QaubrnZZwusbrCe9mDxfsDw9xEQXsC6Eh54RcxozRJVKpO0bnkjvYrQKYKe7c0tKsJXbtL+VGJ1zxnQPTRDIznftcPXNd0KY4siK5ipzox+5TpUPH3f1xYgxU34VnIl7sCMwYKmXje5zTc91HK2c7aTygD8xT0xS7tutH05TT5DW5P0XAuhNUOLe7iY2rL+qWmrZSy3U5Bc9wTO7uVf23Bi/q7gTD975CnUHaTm1hYw5LCl/b7Sz0r/XpB7Zq6UpQVg30ZdNP/OTVa4ZKrcy3sd5lW07w7+bvSdenUtLgDreot5bvE8bfVt/rDR/hV+90GI5ruWb/YRLfdV4PMRAf7JM6ucE6ZJEqOczFtHOe5Mfe0l+U2HhtFSc1ZCwWI9Puo74DvJDuUbSiTIC0aMCiE7SS4jGrNHmecwRcI+f23BbzbGOc7hEcX6ebzMq6IKoD5OG+zUGiUUSbwUbjRZAlrTn6WDvy9yBNbGmktDeT7Zd1WQbKK8o+ouSOZCtas1PI6U6n8AfPSFXT21hsCN7Sb9yaiVJ+gZKs9V+O9J4VRUgnrmQtdUWX4ASG0FNabwVD6wHmX276HozMzqtsta8WcF0eT8Odean87xzB9GYecYHr6ULnbqbfZFy3dZS/8A2X9Vz/dRHPeqxXuF5nkolbrUG7OHbJ/1fjfkwD1LLUVtjNZCOxS24ANO2dk+IEhPYUA02ErRb+2/askveLddGhy0dJPmjSNKObkvJ9hug68949c2Rx+XbVIrkwymiP7kuT7mjDPuOMpqEuN/GTpsc9vZepQ/vDXO27e/MpDtM5R8EOdFcqldyO+dCrh+YHzy5d9zCUAENBVwv9jX1i1upcV0uQT0pvlfSoR9tKRERHL34BNeFN30o/Hz1UxMRQd9t30/Sp18kOHjxXdnCup/UYtvrnv2uMb2E+t3qlT+qVX9auX3/2z8Stfzj2m+ST+ro5Mvh/bHhi8b9wVKwzEyMnBQh+p+C9e4ev4Dt+CROeKoivYUGIC/8bKvSEz9M7ixgxNqSIsCDBjw4XKiwpsSO+ihkTXmSp0mLJlO88WoxYUKBJgfBO4eQ50KfAmUFt8jRIUuTNkQtDIixJUqZCgk539tTZcebBmVoPQsx69dRDhBqxbhS7smHZghvDpm1pEW1Lg2XRrlR7diVGtS3BrrXLMeNetwilNnU4lGlMp4qfLlYMdenHrEjBRnTLNuxJlkk9eernuV880KJDkx5tunToz6pXe0Z9WjTr2LJXp55N2/Zt17pf7+7Nm/WmLP4IxPrte/dqTbqCU3n3Gzd02NJx+4Z+PHbt6KxrX+/+XHb26Z+9u249u7pp1eHNaydvXDr67ee/gxf/rx1++/TyS5uP7539e+upF6B9++knIHK33edefPc5mBuB/D1oW3nYRahffgw+qKGA8/234IUOcoihdRd2uKGJKY64oootsviiizHCOCN9E9p4I464mdUQQXyJxZZWeU1EVpB7BalVT0L9VFVHChn1lVYfAYVSVzgxxE9KTRokEVIHxQTXX2XNpZVEVobEZZRkKgWlQpSt1KZXSBk1p0hOXrnQQ0E1uSRYU5KZZJ9qQnmVSFkthlFUbwqW2EI1FfaRowbZKZdSk8b1qFlzhpQVRpJNCthHTnJaqWQLOeTTn3uCpOqggmJG5qtfxcqkVVha+amdTiF6JESdnWjjh9TJ/4jff8HmeOxpzKmB7HijFddPcP680yGMAF4nbIP1STgigMxqeyCxBYLYH4nyDcgduNd6Ky65275GYY3cwmZsjd3ON+6vzSaY4bsWtuthuOoiS6PAKNJooIQTunfjwsCGyG/BJdLr8MTYxrguxhlrvDHHHXss8bAEh2xiXUPa6WiuP1Ik002lJprUSFjK+ShQLpFUc2E5ZcYVnm/i9TNHYeGKUFaGLuVTnLuOVdFjZS0GlkoRSVUUVVPSiupPpwqVc6kwD2ZqVoTZChmjPVUtKEKEprkl2n4B6eiYY/lVpJBxg/ozXZ3idVndgOVtVph++5yUQl42BVGuj40t9lGOJf/amFKRZwYmr1hVlvgpnY2cMLwRM8yxyCyuFi0B/2oYmybxAHJGc/8OPKDF+wIsu73jbv6ev80inGLt+vbLOYIQD2u6uCdmCyGO+Vr4a4XXNkw858sTODt+uwcv4sgf+/48sxVaPz2Ip4fP+/ieU3985xdjX7HBt4fuPvzvyx8//eJrf7+NDv3V5t1hXpbUVQL3F7j87W9jecs7mIK2hhQNa2EJFU+y5CRUVUYpknkM5Qx4FzRZKW2lcpPaKoMS/unFJiak08yMkquiTFBPSgKUVVLlwla1CoWOA4yuGuUzx+TFaHMSkuEgVSoFrqRohcsUpg4iJK9RKlQiiRTLCoP/mZ1gBWtUZIiSFqjFQNEQVnui1Z1e9jVJNUomBEyI5jBmvm/Ja374A1k8lNW918RCDMHhxbS+1zB30Y6N/UofuvZ4P+TwkV226yPsfOc68HlLec37o/S8NzzyQS9364qeHg0ZSXYFkpPpYuSx5ifJ9WUPQpgUHvqiwz1SrvF8kIQj7kJJSVja7422vCUuc6nLc9WvlwQrWY+iKCSZmeouTiFjzIp5RJh17XBKYtzUOig2n1CRZ3YxHEyABpgBamaMXZNJ1YZimZfIZFdYWsvTyhhGFlqNT7XaU5yKApJiaqpO9Gwc2fAZTlmpDSUVfFIV02S3vgkQcEfS20CNMhYf/9XNSHLbJt0MmsGjEA5TAjGc4R53FKkoTnEbfUpk0ibSAN6FmzZJWebgR8t6KcxjopwltLLAC+JUco2pC84LllUuhynIj4jkJSKVZy5falJ3pmxR7ypJrkQy1afqi5jxWMpLWY4vdtubZE1V+bCjout7Q0UlUgcZ1kbuNKs/dWorN8k+tEo1k6O0ai3L11ZWEvWldq0rXu+q113ylTU7GlJD6QKXlqGkoIES4Nv2NkwpBRRNUIrcrRDXz5Dak38JXWihsMjYzQaUsVchYZq6wkDKEq1OhqKa1L7CpBd+5WxcjFVjK+vRbDLtJTbTlctKFakEKkVvyByVE38YmU8tsf+bJWzKBX1rXCyySkl5ooye9BQr2HbxtYMCo05uS6fEqcSySErjHFPpyg+9tK/bk+PrXFOcOzoHqGF95FvZ6sjfPUyo6cVdfFtKPHhNlb5n5SnI9jterpLPWJ6zL7+0Kl6vDjW/8AVljvb6uYMReMIQluuCARnL9v3XrWXl8FY1HFfzkrjEJj5xXlO8orvxj5goQ65dPJIyT/VMVF4rWtouWjPG1eooBwwtS2TcEqaJaYPFDCIKr+QnIpdRaU0bss145DNEQbnIaymyqoiSMmLSeE5jIxrkptI4Bw4qniL1LKzclrdRIXZuf9NL0NKCt72p+Wd1lvNa1tyyI35ZmYj/+1qY8XnDQNtJMqNtVZ4Fd2jekjGlFBbxhvXrUhXXKzircE61UKc61uURwfz9qns7rNT6HJKoySsltb4TvevJt8CMjOp/Tylpiyk4YOoza63F+0gGN3WlIwbdWMPryV8POMMETquHO7xKuMKUrvl1NqX3Ku1oU3vaz0ax9lQW5JL5jy4ArFyiBSsYDe4qiDx7rAdH60Qr5UmEHsysCs04bm0CsVCO/aCZpfQqEobFmmlqJlL6nN3CYY210S24n6rrqj0L2mcEcbI5bdZDZtrFy3QqLjGbiKnjmvu4TLwUE+viw4jMsORZ1hMVq4uZlSu8tTtmIWMqlTOfCVYtZDV2/7Kfc9c</text:p>
      <text:p text:style-name="Standard">So4Y5+BA2f+JBCZm2F9X+LepVz4oe8opVXq9bJKmvukhRY6/U124QhQs2MU+nD8MfPnaDP/xgZHv9fRbOdKhPvVZmU12tc2U70pP+drCuvZTYvjve8w5sa1c7QCxGkv5gXEwEcnSe6zaMaSNXxYNDLpw6nEu/ue3jx2vzs4m3YDupouRoslMx1KQoTXTYXcH8ONzO1TJyP4XMmdN4bGUjW8tH+u50q8nNdt7bmy3zZojqec54duilMDsWJZY0isc8ipdOu/ob8rjhr+fopyaHNsibFPCb8RVWi/1Ksu5DFJ6IARr6gAIUlMEKNxDFPvqRfrhPe3TCKV32k/8T05xyPeqWxLXXhaWaB6xgDAw4QyLtXIQZHdgtFagllcjgWmrA2vb11xzRmvAoYLyEWKtBYPC8Fdc92sc4HdBpX9tJoKy12gfemgfGHQg2YNmZYAnyHQv2XQu+YPzp3f38lXfpRc29GElNlI+smQE9BhPxU2SgCRmZxE2IVpQ8UJIRDt9E1K6Q1lacGRT6k+xlEwiJlL/Bm9E4hZfAXBZ9kRUhjRdOV5lZXuOxBEYQRjahEz7tFnG5TGRM3JHdjeEBl+BVXB3K4XJhnJZxUco91+kd3BZ50QKJoaBE1qAtF3fhEJFQBnidHQpCWrXoQj8QQPiJ3/iNXxmUQClowqj/mZdroJfanUZxxBHRGV2ChCDYxZe6lIYccIEZVMAZFAcnqmAocuAAGqD9qdon1Z/+tdTVTWDWAeOF8SLypKBQCUwnMWAyRtoACqAv2p3cOSLOud0Ipl01yh0q5hwxWuOFUWM3yiA4hqM4eiMMvmDJYMnKHFfKxBhF3ZPAyZxIqFZHaB6P1cyPsQmSQFl3AY3uWd/GEcU+GWLnDcSVQEXNTEronRNvQRxEjQmVDAWZbIoWwuPMJVOgMY4g1lDtrc0g3tlFsFlE2R6elRS3OVT/CM5IFhScYcVEHp9LOpMy8dZiNB/0OV87ViEXBVSiIVBmiEqbYJ8tkuMjDowYIAEF/2CiFfTAGqDBJZZAAsyiCOLVdpDOKAYb6vQDIGQBDBTdqfUiBcKSVqlGKwrC/3lGLCyj2clSpmXH0hkSq2Hje1llJ0pPxjAPLR5dLS2bh4VlgfRRBkLjpBGbI0bltWnj1wnlCAalYUKbXtLdYbKfC0ZmOUomZV7jOOKIQgnNkbBjnCFXYREJT5Kk/5whRUWRFs1MRmlGBAFZFTZTFh5UYhFGCjkWnSyaRPDM0jwQEmZGaQUcOPnZlyHcalGTy82Qq0AJaR7iPiokk70eHBKXUhARxulWaVnKErEMp7gh0dRboeGhyaUKeFKQjunYcQZi7M3jnTTf8XkNbnkXRTQiiP8VJmLKCAGIwPhpoij0gyeIQQwcZRmEwh7sg2VuTIWA4jPuxlkOnbRUyyoa4ysxXWjIAQckwhDEwDz0GoHGIICFYHi0ZSGpUS26pTAGoySN2DY+Zirmms5J3SZJ4M2ZGsUA5tytYIhO42LGaGJ+JY7qKGGi6GX+KJCS2GQO6Wmco/VdCjGdjGauY0WapnHxE+PlU9XsU2OdjOiV0+ORHqwsU88UInEO3JJIUOfdDLsx1j46GZOJCXVlEeolBREZXmEQEaOo50ionG3OHlFsZNwEn2hmZpv5XvCZZEONpkTdXl9AhpsiHp+FzZ9VlOt9VJj95pyyZnlO1ADFCWLMBFD/Npthnmh7xEAIoEAA3IAYxIKp9sMDqAAGoIBTPkuKSlhu3BH8ySVr3FQWvABXZowYiIFniAEn2oIYrN+uxgP6jQZbeoYu7IJn7EOAniWvksapqt8o7kP68eoeBGg8aMIsxkIrVsL/pU4/XOs+2AInxoO5Yqv6lUaAMmv6yQ61dmAbVdhjvmUCkqC8fkuG0iWInWDCNCY31t8F7tRfot0G0mqI9mg2vupQdiotKqbCDqyG+trCImxlViyRXqxUBmm2sSM6luQNGk0ALWEO8t4OtaON5aQQzlwL7cxGusnMEEYBlSxTNBNtcpYUzs2uLBrbnFBmBdqqHFPWeGHKAQpr/5nnQUGqdlFZbf2M2JTTED2RG0qGHkrt0wpRcCFRy1gt4kltnX4nq/iheM5jyxEiyp7mrdhkxnXT2OSs4PADfDomL97VA5gABmTiskBlP4CfqJ7fxDadeBhofOpHtGAa/YgG/8lAIoiALBAAC3BAJZiBDPwADGjCPrhqaMTCAywAB8iADEAuA9gAAdhDP+wqr/bDDEzBEjBAFtjCDLCADCwB5P7AC3zG6cKuIFTC4wqCGeyuGTxuJQgAJfSDq4LG6XIA71aCDDBADMwqbcSDDbSBKYxAAFxBxG5o8aTo1NVljV6v7LgRJJno0zmoxBKS2O0iM25vWh5oDA6ov0Jmwv/2qDT6KFzKp4PS7/zOqMbmr/5qD8b2L4tppjoiHscymjsScNpOUGyB4dl6ntlQiVCEjSJGXBoqlpF1p8w4cDuZyUF+Hk4Y5EWFFNRM2ZWqKTcNyhUtXpMGFwR/Ck2C1JzEXp6e0LnpqWiy2dvY8O4J30l2JtygpOT9aRPKpKJWpJ8tn3YRmk0yjpBYVwLjnpGdVGE4Gqc+7F3eSH2SXw/IQrp+BgH4Jwk4x/rdrzOe1/tVZft+RuqsDh4BWz9oAv+dQCLYwAo4Lu6age4yAA9ogqmmhi0sABcsQR0Lgu6awf/twbzUrvKywAn0bu/ibllqwgykAiDzru5W8vEKgDb/lK4oiEHrwu7u+u7u/gApKFI/LEAN5EISmIIETIAhx2+8uhcufhrs1KvDsii+srEDyhW/pscZf6MsCxiGQuIUa0wt7yjFQmwv/yv+ivHEJjMz192N7mj/Wiw1T/MY7+/G0GCRcOZmbtsNKpoPE17jyASSdeR2gZ4LnZAU3iZlfcmcaZTqvXAQrglAVYk2gVZr/tvh1SRicCGZDSfREmdGqkmRPapBK+KZ7hBUxIXRcK3FQco5j8TUYq2TsuEbwuOoYIbXzkTKdeEHA+IYbhF1TZfUoG07MlN7LqLNBe77UjGLXHEZPEF+trEtFMcD2GcmXkEsUGtLd8xbAS7cgsYo/w5dc3iv8L5xInAAIeBu8m7uHcOAr7aG5gJyJRACAzCA8doxLKafJtiC6YqDtzKADCDvVTtuIpjBDwTvDKwAA/gfFxCC57b1VftfC6BCftb0A7CA7Sav/21uIvyANoCr7tgACCRBEnCC9O7yJZFyU0FoFZeIK9sH1vVSLIPvLZGd/cja2J1vZNer+orOvbJ0387nNjrzXtbvY9Oop4E2Nre2a+9dNVdmEZkMHSaODZYmlypRoW2CIfCAClAC8V3XF+XTcP7Ja3pCVMwABRyB9ArkcGqmp9CQQMwABnSA9DKkbS3nXUiOOnEGPxCAqVyNeUJkk6ywnMgpIjbcm7INBv+nmXu77Gn63g+HpHz30E6WJKGuJOW4mWBUlH8jKvKpbaMKMTwvNDwT+OTxT0g7sA5PVuJwxjA/c2pPiC3UZxjkNFdrazzYAt3mdFe7tEpxlaURrjNz4uAC2z648Qos8lnD4h7Ywh5oriAkLvrl5wxwwesyAAz0gy3YQuY6NfDGQ7ue7uP2rgBAtY/PMSEDII/bQra24iueAbn2uFe36+jGgx9Drgq8wx7Ew6nuwQPowvqxpSmnchIkNvq6GizLb1+qVDEztr76dC5HILVB5jNGY08FNTS/qGmr6DGLto3aq/s2M4/+uWXuuTBbc2wrOqMb7Gszi0Llo7eh5P8MyQ7/noWTcERQUMIZ+DYMpAVGgk0TO1HhIdwWngJ1W3cA5IW6kYpT9F5jcMUMGMMRGEAAiALNxuNIGY2awglDnEIMYIEUXAAJEIAoJCGdrlCpm1wMJVzRhvSVlWysa7fSILSPXVB3sqFu4RiXlcyNeSfUhgp1GhHUhuxn5iCQTDrKAeF5BqI1TeohinuiUtkZZQRjVrGExcPcjl8AfMCuCm/67TurAsKyTngHygZQqyiCkiIV/Fz6ekZeLzIhxwCzbvjhmsGRg8YbEzJUm2Us6ILmVkIFiMBZekYkw64MiAABaGsbz4A4JEIFqIAnpEZx+HElIADFC6+9aIKMCwAdZGtr/1wue/CHGPxAECQBH7iAv58gWcWyvQhSTxcsMo5o4YqHZeOSscWVMko4n1O2NAs6+xb6oJe22Cc6oLO5wvuyMpPdo7e92xv6otfPOQLw33nN/sTkz1acQHA6D/AAJXAJcgLJtIPhn8TpRLTJDISAqjOws1vek5CnPD4ABjD3rStZTKghbZ3FBUExRTwABQRBJkiv91k+u79KpGiJf2uneYv7gSveDHeRu+1sPK2cSP7wDdf+oB4t7oPk3xDfn8ZE6h+TD5pK1hifSSNx0zpZu1tq7dH9T+Kf2dvv02lCf2JxYNfGC/zAfX5AKzzrLmugceAUKghmrWKlVuoUiKrfUf+v+JLbQ3GIgSRmOSwKr8svgQzwgBrk5wJ28l+PsrkCxIxUS2SIEKUpVqx5YmZMWVLBxr5+E+NpksOlUoUzFCf2i+dxYqwFHARVULEnFsiOK1nGc0ngTClZYuapZHlz5UedIHf25PmTY06gQ3EW/djyp0+lSZkudVrUKFSOR6VWtdrx6M6rSLU29foULFOoYbcK7boUadmva32qdcuVLdG3ONvSjVt3a1i0ZfWK5XtXbtS+avsOnhv3sFnAhRc3ZvzYcWTIkyVXpgw5cWbNm+e+8+wJ36l3/N6JBv259DvQpj2PDp3aU2l8sVXHxqdPn5rcBDZR0UfgFIHSpEnDa03/2rNo5alFv8NHfHRyfsuVF1c9A0GHEQFELW+NzzN06KdmRw/vGrpz7EcMBGgOXnbz1vK9P1d9PzbpU8hPiTKBRZILSGjtO/SiE8+14fYzbz/qpnuwugaZg0dC6mDDD0Pr+LFvQ+hA8zC62PLjMETP4NvwO9pOJPA+ApFr7bTj4EPNxARhLPBFGo+r8b7lYvORufJ8fM248CKMjzkkybNwySTpc/HAKI0Tb0bzSMzvQtH48YQwr966rDGs+nmABwzCQKGMElRQAQ0M+kABzR60cYkzzroqapMsVnmHqqsYi0UMSrLw5x3L/OrzgRVOSOQHVPbw6COLMNLolH4W4EKQ/yFiqIklXVaQQQYBKOlIoIxU4LIfhPoRYyJR+pGIqosqQSAGVoOaSlZQfyDA1o90iedRvPpJaViJpkJsM6ruFFMxw5at8zDG1mrW0KduwiwtaN3aSypss73WJmntrBbZL8ntU0xhuzTMXHa3BSzaaf9yN9nKqgITXW313Zfffv39t198zx1YYKdUW1HLGz0r0sofoyvSvuQ8e0EFEc44o+I1RVCBCjXU8MQ08mDI4gUx9tvSuYcPZBJFA5ELTb8HjDliO9o2FLHH15SL+EjqYD5lhhC0465ED8u72UCHU54PPtreIUAUlMEDDWcmnTRP4gXB65DFhVlMz0QEISawSv+rLcx6vqWvlq/qg51um2oYhSwvRrgPRs3huPGGrbzPhMQwvIjfmfJEwYk78Uisp5QyysM1ZBzLuJuc3MnXRLQ8SIlb1o9LeuHyPGCVNNGEABHgfBPO1OEso4crYolnn4INpbanPDs+1lq1bOknzxcKhVZZYx/A4QQzftBm91crEughE/gRiQMZGNjoJ01sGckMBmBgNR7mIdrlVqMkNUMjTrNaKRZdLhVEEDPMkGGMGESB3dixvs1rdptwTzde/mWnDHj6A5hf5hUugoUJXLlb11C4la97kWuA+wNdYtTlP3gVUFz485afImOVDHJQdpkhiwgP+L8SntCEKUThCif/GEEX1ulGCWMNalgzw+gAqTkiOgXFeKCCLPAAiCroIQxO4QlPIMcTm8CYCmBwRJShTTQkQlGFJrSgBc0AA0MThcR41Dj7JIw0W2tccmZAAZqVQA0F8k7a0HYenH3oPvZxGta+diD7EG46CiKcgqo4HQopaDo6g1CQWHO5N0pxjMbBEtIUeR8qkSZGzslRHGVEoEhaSUdinNElJ3lJhvmNQJ88GA6zVEobviiPp/ijz8y2NiQlp0pjfBzXJhnGKI2ohs9BlQe99C4VqusjYtiDJ2CABtShoA8BMEQPwlAGElRKgC/kn1Xy5A8CYDAur6tmoUIowHgkalE/IAVIEmIL/++JYCIjEYQAYIAT6FWCndzz3qkseKdLzSoGdvlILKzXEBlUgn2JEIQMbCAK7vXyfAgk4bHARTtkOVCaDgWgBFf4uXKFL6IUfeAH7ycUinJLM78koC8haFGIgvCiCxxhu1KKzQp264J1AhNKN5hRm94Upznll0h5ysKvtOiGgzORbaKztaa9BmwPShk8KHEGHmQBBmsSIg/OQIm+7QcfVKhYD/PRsiNeyUmotOPXTgE0M7ZnZRBKZZJG46CduXU9aBXqIukmRw7NrUCp4SIfGwShVersakXNmlgneZ6lHQ5Ki+sa2bKmM8C+Z43yAc9b9YqhQqbMbnUbJeAsy1nJ1f91b4VsWo/ctiNbJlVxDEplILGGILHJUmWQLNHlWmk1yZEWsq0tTefkJZiYAqwtHwFfRWwRD1vsIyWlQ9MNWGWLXvkUpHqxnRo+Gs2taKIfgDgDL35XL4bGApzGG+dKdOG9M8QOe9p7bkew54XtfcR7JuCt/SoiK40wFCu20kQrZrCCKfwzoKJKXlQwStMOepOB1v0LdH87Lmm+dKP1ZPBJe+tSAwaXpDON4ERlGhgJr9TALdSnQkPc0gSamL4ljReIMzxhF/cUxi+WscB0WuOtDFU2+gFq3i50nibVTR9UyALJoAoDGJyhyEmGahpBxsMgwmATU/PZeYpUIUH29WT/QAvBJCQQAFh27Y4l8tqLFmed0gSNZkQjUJPWnDb5yBZnkJTjjuATS9c2bklK5U8gI0Sh1VKxQau8UNze6EjYLm6Rho4zIjlZZ6BKkkVzpGN5ZsSwqZGtkzyyZSYn7bAayuZHmFsOxE7bMyWtzbFnk01e7ehaREJpzEfjWw55CVIN+rShr+uHLlaC3X4gAQ0oKEEpIkVh4CoYJ9UkALFgChlA2Y5PEESX8HAggyUcb3cVed1FBEErMWhiJPhESngFQIpvd28gFRAB+DS6Ell5WzETiZ0m9vDtVSWKCzIYqAhk0W5lNXgu/3YgujRs4xPKeMTsMvYAFXhiEStY4Chu/7FIV6xiCVecxRa2tcZHqtKORzjjJORwrUlscJOfHOU5jfHKGQxUHb8oRmJ1TqiJU1Z8pJEf8jAEEDEmAkP0XIgbA3qUR0OJivVABEgfYhFvyZyXiQc5SMiiFBAhhfYkAAFpPmJbg8MILHRACp2ougNI4DHyHJE8ajhFDLxgh7B3wuoZuAEBHpD19mgpOBToACK2kwAjTscEO9g7HKRwgQAkYEUiAAEigPAERrQBEZIAAgkWUAM4XGACsYmaEWNAgSBQ3epvYIXepZCBBJCn7uwJQOnacITIt6cU8qnRCyjQBqojAhEGSAMJQqMGfvy+8ojAvA2w4HrMvycGNTAAIv/gfgEmAOJqk1319KE4fdp69m96K61p+tZZnM2ctN+v62VDy1kzG+g8p20rX/NoI1oy7s4IihyGPE1IVF+//prbkREr7HCJ60tY4uHbXGVVKOIBTMeZqOvDcG0BaycLbqf/1EIT4mGbtGVZwEkQRAAVYiF2uCfc2AkhZkAcZEDdXEUMUgK7HsAhEsEgQMK8HsW6ekJSMuIMagJ86ocjUmIfbGVYNGEGWACgjkcMIAomSgFWOM5ZLAq/KGjGeinlbu1ZSK4Jo9CkAk5e8GLhqpCj/GXk6oUK7QUJnbDEQi7FttD/Go7kaIwJH863WM4NpxAO31AOPewJDU5uZKj7Qk3/D3ekOaqDNAjgh1TAqXpoEKdKEIOoHn7vFPLBqZSOB3pABUqGjSCNr5zuAX4gCOAA93Kh6qRAERRB9YapOP7jCKQgEzqBEzuhE0YgDW4gNtQAH8CDADBRCnIBDm4RES5vAtQgaLQDjTzjEkEADkYgAz5ADOABHghA7+BA7G6R8MguP05B8TrhAhShA24xQEgABywP87bINUQA8nAvFyPvApxAO0yvrHpxBDAgizgxEzRxBFzgBrboZODBBiBP7DpBEpxxBKAg9kQhNlqgBgLEAUDAFKRAF0tDGTtA7FIxFyTvBvBMPBbEr2TpPQxLYXbEkqpElFTkPDapjpZG0l5k/2o4kkdWY9ZS8tPECCP/DNVYCdW+rIuMynESiY4EC0T0429Uo9k+Lg0rCi6Cgio0QQxMAANQIACMEdkYbimTbVCuqSedjXceEB8GRigkQhcwUJwixSN+cAkqQQTGyRbAgAWWwAziaQI9IlE4gHzOQAzkKd1MQBYiLl/KiwseQgTGQSvq51FipyMO6gFYoHgEgA6myRYYIQhMIR6V8v/wZwmZpQEbM6Lm0ITaMAJxKuRqisDireRYqqcwLn8cCjTRMAy/8CdJEwp9sgwvcw0PLDXZsA5jUzZncwzj0Daf4m5uSHBiLmxiqK22BKsIQA0IgBKMjAqKcxN6gwpgoDhhgP8OYIAKqKAe6mETnAyIkC4SxSBuGon70i9iHsDzEIEPDIB10MAcpYDq2oM2PIH4EFIKHMAKRCAEbA/uXCAOUIQfCMAYGBIR7CADkA4DNsABJkAUyijNRqN0QCAXiDEB+ME4FvIZA0AEBI8PpEAeu+MdFE8K7KADCiEASsEGAoDyBrIQCHS3FE8Tdc8KekDwjsBF+/H0gMbuOJQVe6D2jmAY3yABxAA88EHxcE9FRQADgsD1Ss/vfm8b4aAD7IAYbyAGMGAC8lPvqg4IQmBC944P7HOtYCm32oyy4IxviKpqQMv7KCmzjmoPxTT8diz7XE63CKs1/Kxn8shw4O/Qkmb/tujPlShrSHhsZ2AJlUKDtyCsujYudJaF4DxCDGIg2JAyFHbB1yhTC5tiui4uMSZQu7irw/5tIsJLnCI1ML9Se0zQUjigErIHBnztAUZiCVjQ3IawH+KLAAdOJeKBLAlieljldWYACQhwF+6BAIIVJEbHnEbQVemi8pJAWbvM10DuwBL1LJryNeGQNp01CyPzDX/SMxEqmq4VW8XwX7owpOgQDKeVDC0TNr+VUNV14srVCtM14W5TXiWVXudVMqtVmnxTxzTr04iqZW7uaX4IiIBIBAaWYA92YAvWYK9TBNYgC/IBHp6IixgmlQTpHWIAC/jO9D7mFA7w83KhPcQA//iyDg4mjx/ULhkxsRO67B2iBjyDYBV1FGrUwKBKA2gwIM1EwUcNkkGZzGPh4BDQyGOuAGPhQAJ+ER9sQBgR4Whtbja2MUAI1DgWIArgQBJcgASSETj+Az0ZlEJ60RQyQUCohgC8oAPElgT0o/KG0QHiYGaHc0ojoQRE9hQqTxW7jGNVAx4QE2jR6BQ8pmi7TAzQgyJ/s638zGX2KnAsSdMiDUfUZo4ER0cwkkbgY2weDWsujZQ+7ey+xnLDJkJSbU8Di/pmZEbiD5FaZnHxdF9TY0vQVVrjleKCMlXuIQbuAA1CwJhUJwRuoN9ULnZvQtmYTXYBA1AEhQqiTQ31Z/8fNGF4/ukhxsAGWOC/KqESZIAHbIVVwOlUK4EQGIABoscM4AkG6AS+4nJ+LIhZ1IctBSERvjd8K+EHCnMf9uF5cZUBxiB8l4B9vCCf9kfxlDUJtqMVYBU1u+QxMWp5baxeu+kMVRMz+08z7Ud9O7M0Lc7jCs5St/WATxNcL9hbH9g0i9dQW3OCV9MM8VWFVzg2G9heGaNFvghrVETm1rSI/lZgka4HHjHpko6Hd1iHf5iHg4gSjCiHDO3TaIk4wLMK+MABPABqEJT2giATtkM/RICKBWQ4VKNj9Y4PgCAOSgMJdiDNAOH3ukbLfFENMLbqXOADUKE1FoCMR4AJzG7/Q142Sz9ANH609IzRSKC2Gx0Ui7NRP7YoQRcUHc3qCDJBbvfg7NYOCzJBAiYAOMCzAyQvDgb3O2bAC45AEjZWFARSErI0DmyjrORY9QBhOZ</text:p>
      <text:p text:style-name="Standard">QxCBh0t0wksljEQmJDkdpUReAmD9e0brKvb8YPP0aLx9QUJcXPzO5qzKSjQlwSJ2FLQxhtzgrt+iinlewmltWviPYHhVlzXwIQJB7AKFXndIbNgKm1UCn1ARWwhMtiAivQwYYiUf7JetvHeq2XAWqFJWwBnMzSDL7Sfc6SV1bCnFKBBHnAWGg1J/J5fK13fAVAG2wlvNqnnwFKEOr5d3FibU0hCY42fa31gqD1wsbF/4VDWDbTWaLIuSc5mFvtAoQh2AJdE6SRTVyjEuBkGl7dFXZJWoRdGqVx2oND+oV/2qezlYVrLB4wy3Uxh4Y2izd9DBAXVmETFqoRlgcKVumyYGoid4u9xpWQoAak4GjTKDlOIR6QoGrV8x2waGigbz7Ubm0nGTiwOBMmT68m0kC3I/iu9o2BQzWUVhLILmFatgWw4IsHJEMX72hNxnKStRvPOou2AxCi2DMKFAGGMZHXI0sTgGyoVhK2wzO42upKALKZrrDF1gdIgR+2kQ+2AxVCTRpBAJO9EZJawLUFZIt+BDoQV07fL2VkL3MfTXJz07BGy0WqZCQhNySN+rCMe/9zcau3a9glzeaxMqey1MbOvOi1SNJKjKZ1tWSXqnCnD+jE0McWTCd1ysAKbgAQhoWBEyNP9iSb/2QqX4C61HDadi28/qmfpccECMAemCUWbOEefpADvvJ6fwAJiKIhHuIMYBCbq8cWWmEBWABU2kcGDNxVbMF6InzA+fl66xkVFqIpasIEhHEE3iC9q2uhPMyjYzqCg9qmI/MJV+qEKXgvajqnK/O7NZOnb5qlafqDzbXH3zt42bWlWZzHbXyok1zJuRCom7wrXA6pMKtwMDJvdEYUYGANehiItfyHsxyIhfgRzwAVmE6ttCaZo8TmAjtAfCCKm4MA1mM7tqitS+D/jGk5OJAg62rGkvnA9JhbObCIPVCgBkpRAUhAOL3RkonRj51mbTEvNpRW+Ez0RaC2RKOm8iTBrb2xOWgP7CpbaBzbdTvW7rzsHYgvFy6gtJtDxyrPq0uAFDyhrSdgRV62Zy/k0hfbSycRbeLsl8mvTDVrmGP4TP0mmHEs2N9Gl1ckUAkrz5K52SkxtoQq/uYqT6H5b2orSah5+kSDYYzjmiFsxgFQLrQiHsBndBCigFElLeu1nJ3Cdqpyx6sCU7NAU8f1MQPzBAShUXTCL9/SoyqCKLFhIog1VdLFen6FTgKjTzjQV/Yg2zRhHBDC137FuSJ1D/ZAFH7lUXYBB7GC/yjTsll9PAmpJYHfVV6X3Ls52oV5Kcd7/Fo1+NhSGDSP/MeFvINJWJtx/ubbfch5HslLel2B3MWH3smLfoFR/oV04g6DCtn79XONRDRgYGCRLsvXgAfWoOemXmGpemA5hnLXTKwAq2UU77XTjx9SzwCYAB8IQCBNgbYZVw1o70CxowPaQ2fTT6jSWApctPBIQBYwtDQsuepwDw5OsfD5IAl0cYt+dPK88UMU20QbfRcDp4gSvbLNaDvMDj7UkTv4QfEGW5ONSJPJ+ggOm+1J1ERlw5JVcR8RIRNe/x1vEfPGQ0Mosq8EK21OF3IdTXVj+CMzkiUzMrgr9/dBSSNH6//HAAslg391n87UsJ3N9MrR1CaUEneWhOqwlB2JSYsnUz6DD452gwK7XCUlHmW9IjgzlM3msykeBAUGlNdeElV4FEW8VgIHOZVVzt3XiDcn+D8tACJev4EC42k6OG/fwIEHNcUiGOuhJlsSF/ZTKGZiv4IbB4rpZ6ufroH7OJq0iDKlyo4EWaIUaPGkzI4zV9q8iTNny5k8afrsCfSn0KArieo8ilSn0aAnky7suXOoS6dRmUq16tQq1pdCqVa96vUrVK9aw4KFibSsWZVlm6Y9C3at3Ll069q9izcvWbht+frtC9ivxXee8L17x+/dKcSHCb8znPgwvMaeFDt+fBj/kIoeItbw4MFZBQx9qzxzBo2ahwjQog0fXszvFLxT/FwXXlw5ce3Fh38EkeTiA+3Fhk/NMHZkRIA9okSAkHSBBOXinh5Q6DAiQ4IZUeBIKKE4tmJ8sI0jOGJKipTsCRgznhGiA5xcnSR1QpSpExw4iKBPEIWPc9CRwFt4LehxxAX/vSNgdKKowVtsL1wnhXZ7mHeEAQEAiNgpGConxju+AffBHo01Zlx8IIqCQw3+HZaYcRh0kAl/iNyXCX77ZaKgKIS5thhv5B0GJD6VHYlPYkdahuRhS+L2o5OOQVmZYU/+WNljSFKJ2ZVNOnYbmETq1hiZMA4XnmxBiocmY5Ax/zaZbkkiNqeSjC2JJ5ZTWhbkkH0GKSaUpwz5mpuM8eOJT0X9pdeiHMU0FVsticVoYDBZutEmWVChxlOKyqVJP5r6805dj7r0wAonJPIDKTehxdVUbkF66qWLQjqpS6dGGutbgeX6VVRzYUpsV40e6+inr1bKbF85weorozZBi9OvyKakll2zcuVstNkeZS24zD4rmLfN8ppVuWsVy+657b7rbrzwziuvstfei69JlFkWo5FdMgkwjI8ViE89hnz22Wk8ZEEADCqs1oNqqkXM2RqGEOBjbHOiKJ57rw0ZGYNBjOBCAmqcWdkDCEihoSentIAFHw6G7Ak/8KiMXQCeIP8RRQcGlIDxoYwt9gByBmwQBCIGQAFIh4rhPEIaa0w9NWim3UCFj84hAgQJPhaGWItJ9PiODc852GZ1140ARQIeFi2Jcj6WCV/OIYrwmwsevKbbYtx1IEEAIS7gItlBzrB2GVX3QHXVWPtopdC5gbkxkYVaXtuJWZZpuWOuvTOZ5ZtLduJlnH8+Op2ad54Y6nzuOWjqrXMOo2tssunn64AWSFznpZ/4ppxkDu/xY5HV+WOMsCfq6bbi0uu8vWOhRS2+d41KwEOSYhpLPJq+UGqxuC4UywM4nGDGD6IoVFNNLFU/fq+UCqurp7TOr6hRe9Eff73WP18v6KmLW1L5X7r/pietvbRvgOYS4K7I1S5sGYsq3zogXMJSwaToTykMlAumNBgvA4pwhCQsoQkdGMAUig8lpusXzcpkuy6BDDGTo8QZQLOaNajgYZ8RQcQghsM1dIZhXwOSY0LGptmYCUrO4ZHXBvajBewgOSVIDOEyEYkJvCZ0hpnBeQLnCS8mJwCAOEVlANWhGWAgOSG4DhyUk4AQPcY6VWAPP+6oGB+JQgwZYxAI4NA12pypRZIoxH8I0ILCadFDMYLHcY5QoQTERo0ZCgBsFIOhwCmmQSQgBXEuuQAEGRJjiRzbBOR0iiusTTuKqRlm3qGGB9EQRUMqzisBtiQ7nVFMTvJX7Ezn/yVg+pJyvdzlkoqJy30ZM0qHck2c+KamNCVxTRFqzDOJR7zC6JJySMrTn3SnO38tE42WCZ3qEgW/ceVLeuiKH/VUCM+gaIpTwZqLJryXBV7gY1j1iwf7UrWqH2gjJOm63wJ39cD+vTNXCZVU/5KVLWi5paEUjOe5TIgX9y0LheGalgITaCqQ/i+D67KXQTu4UZFCUKXVUmdKN7jSFWIQpRbkqEVtitOb6jSnY8GoTwFYEBleEkq9FFQLLXM5fFBBNJtQAwH4QYAspCZiPfQMD9bwgjjxZnJ+mo3xTgSlxEwGZt4BWnlgGQMsvDEA/FADEhAQNzIWJzaViUEN4KAgtf91gA9FuMHJ6CQe8tRNOTPwQgck8R01iBNvUiiCB0KWJrCaDZBPXBPh/PMgJNRAaQG4ghiCphjNvlE7Hnqk3MaUopwtRrOI+I7AlDfZmRGSbE7yhHM6obegXbJ0W5XcnY7ou/Gc6Hi9HG7pwDam437OUFI6kTmttFziMlNgqwPULi/5OciCjnYdIg+bwvlNWwa3McvNLvLIFCfkYY5zdlJemDzBPI020KISlGgBP5XOnyoFe9sLYT8AcQZehO+i9ksJQNPnqgRSdKUnfedC69fg/MkqLhXlX4EpRVKM8nSnHu2pfiNcK5YC1b8g3HBNCRzhmW6lois+sYdLfN8Rv9j/gyjm4Ac/jOMc61i/G+4xPFVyVOwy83gvLE+daAMPh52BEkGzYQ9xyJmIZUEfHqJuoczktOHshjwQqowasZOBD2DyMAQwLBw05CPr/CY6hIlNbKyz1+DA8gxYQGwJUGGZJLnMbxQYIz9mMIQjKK0EajiZGuyK2AD8tXiM9CNlBZakUvYIqtfhgwPiAI8j3YwCSWNPadcIRvdgSEP7eAecJXFpJQ3ny2wDhI8ua0g74QMfds1E4B4EKERRN0u5uxyRuKRNylHJNj8atpSM6a9jJzNyy9zclogpbD19dXZ98y6ahuPVa2vMY8M772+32U0x4Sl3uwMnl3DjJyMi0Ukd/6ZpXra1YGAxlMMCHMg8O2VSs8TinpTYVKnMEmKY6CIiAGVVgt8CYgpbWKEFdjC5mmfjctk34HTx8Yx3LOOIWzzGHmWxiAH+cWR1i8YL7mhM3d3fDLdb5QmP3ktJ/FGYxpzeNN+4zWuOc5lj/MMy2deg3OvzPSHXnLvcog1VsGSM6SMLnlnNZ9Zwhk3AQ9fIVt6g2kRcfvCsA9HBMwF8k4kRvMHViPp6EDrRiREQutBIQJAUHHQyfjyAEUHwzgQIYEYCXMfWhIYlYmxQhjrIQoxoJoBmIZnYd3x27xdYuyfgQQACMCIMnVwMJ0WxpnfM9j+xMRsisuNXxDzAOfthj//LBhsAjqVWOYtRgw3UOgIHhJ42epePgqbOj0Ritkxyd2PjIXRHfEi+DFp8oZwqM5nCTI68SYX0voz7ys29ibzSV92/Xjm75sbQddg/7ut2OX1rlg6JtqMmuflEKKR+brmlYz82vV2b7G/3tckbzy4RxXGN67S+BJwofncOQdijPRg2LvhEKjcWKbBiC7ogBh9BgE0RbwwGcRQ3b/LWU9Sic8uycAkIcz91c/ACUROkY0sRci0VQS7GYTM3chPYTvp3cS6Yf/MlXzA2gyZ4QdpSYye3ggDIgz3ogx73gTmXgwMxZOX0fNxGbOhmTX1SGZTwAjCQBTAAhVlwBlmQBav/QAUEIAuZR12woV6gQ02b9BuSoB2nFwVHAAeScAgh0AMU0AYsYwc5QxiiAA/OoR4G4AAlIAIY0AaScGYB4DanUGihJGhvx4Zo0AZcNwHVgRynhQ9SdATQUQJiAA+POEWdYIg90AM7EARHkEV4tDWB5B6eQDimRId6hQh8cAgZ0IYbgB1x6GkfsiHmNGobYiQP4BtpaAAuoIcYkDTeoTOnIAr8sHkxMjuhJB+ZuIlJoyBMYkS8w1t6MjnB5GzDdEyBIm3YeI3USGzNpkz2N2SV42bUdDvaFoaGgk3bZSfJJ27cJG7DVG7fZF1CNx7QiES4sXIKdy3w1oLy1nBCKFOi/7Ip+NaPXhEq8/RvM8U/BTGA3QNyHVVyvfJg8UaBOnhfE9dPFQeQMfiDKVeQD7iR+XVhMqiP/MRyx2JyQJiPLWaRGRiCLGmDJwmSEch/AamSL0iDIamTQciTO+lSHemBihJ07mUbQ/Je3FV0cRIytlEzESKMiOIhEMInkVFum5M5kfEDf2R6pGB4O0AjaKcfnWAATPAJlXRGpzB6bUAfiMCWfFAfGhJHiFIzXXkEnVAjOSIFnaAgakBJGpIYsZRW/HEBPRBLakBnkJQeucAf6tE14jFZXeMjQUIAOKAHpiQGeFRYHYB2N4IIoxUfUtA2p6ciG1I7YTSaIfI2jAACUv/QmfzBB535HY32DoTDB4Y0N1y2GCaABUeQH/qRC23ZmC/0TNN4ROyXZ9wFXc6lXMqpOdG1nMnVnNBHJFXCXVJiXc65Xt0XfhpzbfX4Or4WXOXFfJyTXumIZW8SPMWphK3EkS9JXwSUcPgjkhhnEpqyCv9mK+3SPYBwhe/wQRjZEbGwBwbBgjAJYyn2fxVYoBK0oC53K/mGkSmpYT55gjUpgjlGgjK5kkPYkvungipVgxkXojA4oh3qoCaKgiX6oQa6oRoKlC8KoxhKoTOaQQLhOXSyW0VoZUf5JmcVHpfzXdolMKETbHISWZmHBEMwIDFyMl/3hnCQdmlAAogzRpv/Y0YT8oZoxzIZcAOkAFmwQQAisJusyTJSKoiopzGRR3oyIx2EIXltUJeYaAC/hxi1cVuiGH+ap0iyBFUBMqZpBwRPMCHYEQJxhA+EpzOzdjgzgmbWGQOcVpeIIAWrWArs1yI8siAF0hhvypt2KQV5CAi6lTmvUxyuYUvjpktGCUxCl2x6wiXHZpSt6iWyWmzZ+GzKl1yZo2VBokTkGIbRxG3q6FvsiKt5Mm7eZG7kpqrjdJy7JUj4554nmlHsJJLp5HA9CVP3Np/702/gY5I2cRAaCZEtaF+Tsgfnug/nqq7pyq57kK7qiq7w2q7z6q71Cq/3iq/vWq/6Kq/wuhDM/wMu/IqvA0uwBWuwB9uu9pqw78qu8fAQDhiU0jqTG/lwKVqSJIdyjSKhHhetF/tyLNqxOOmRINugFxqTHWixEkuiNMqy2NqyFBujPuUW/zJUq/pL6zk7Z0SVokYmlwR03dk78UhkPAs6YvAArzVr9mdGLqOobaIlnqBYxfFZc/OjKOIh8BU78IV5p0AA+hA0iYF5c+IhQnJ1inV18BU6SJYlvIEbtMEPooAxeFc6mHcy8BVGxjAJGoIK5BGVGHNHfVNlmGc6wigKkYkPscRIi0GkkSGVdkIbSRgbgjiMeRZW3yYmS4ki43dLvGZlWqK5psq5xZNstrNcoatdsuN9uf/GfNoFWZVjTuWYrL7Gfuv3O8AjNOaJPNlFnsBVs4TRnv3nofcTnxcZsz/xPQkJggNhC/ZZKg4ZLm7xENpDoBsbcQgaYrkygPPgU9qbE9zboiblvduLsTcXsgCYoRn7vTu4svW2oiCloh/7uycrsvD7vumbsvlWUtQ7siVYvP3rvyP1si4bojZqlUbouVY2qstEfUNDld5VKEIWGWQyOWLFs7szGeSxXGgiHsvnVVZJG2f5JHODXEfyt0j1GCcDGYU7VGJrwlYaG5ORaVYSwfySo4sWS9CUG7x2ClKUaFlSGYL7XSY8iuTFG8Oowa3kd8KYuUOMwJCFZVe3xLSUJ0r/Yo3M9CTipEzL+o2/5Gz0OMKsymvc+Fq+Kk28ao6R5bpCw47g9o7H2o5QLI/gdKu9Vk7EscH2az38WK0dF8AMpCm8QAAEIQodIQowEV9iwD4fURIOuAcO+CjfowahYivsQ8kboRD9sAcDkclikMn9wDyZHA/5OSkw8RGkzBKlvBGFvBH+FMobAcqNzMrxoMoKMaCY3BLsY8swURL98BGg/L8p8RC6IMkDEV+DLBD7IAas/MsetcvvM8rP7MzRbCvOHA/JvMq97BG2bMkdUcvxAMqxjMkF8c0lIRDdPM6t3M3gzMkFwckdgcik3MztLBDv7BHN7E/UXBD5vMr73MrT/+zP0PzP+tzPAv0o/yzNAI3Q+HzN88zQvBzKvazIEY3ME43IFU3RFN3IF13RjczRnOzRHQ3SFi3SF13Ni8zKyWzSKV3NJ30R1dzSiuzSKo3SKy3TLL3IL43TNa3TNB3TPQ3TMw3UJ23TPp3TPB3UO33URH3TS03UA5rUR83LtozNUy3VUi3USH3VRp3VT73VXY3VX63VYM3VYu3VYW3WY33WZY3Wa63WbU3WGFHVTP3TRT3Xck3Xd23Xea3Ue13XfE3XV83LQTcZRFWrR7mjrToovUQzdaKq4WVuivG682dGbdazogsjBFCnHgIknoBrxOHDvbXZl9lK4vFXgpjYUP87a3jUStQ5KHGLa4+X2HJ7wZlbMzHyIHEHI49HGMMhCp7nIIeBa7MGtdX0Dl9TTj6s2rtxZRlDAIXGL71mJru0aNcpwXOCq9pVqsNVuut3utg5HeTV3eD9nKSzOq/ERdZJuswJnafDbb/6ncd5S8YZnqwDJ7frbd1Hf8h3hPAVvzjHf8PrPttqvjRBBVeICmqgD+/Q3HuLDwfe3AvuVGrg4BE+4QeuDwmuD0plhfVA4fqwt15L4Qve3CCOCguODyTe4M09NVTA4iqQBe+gDwg+4hSO4Ahu4TZuGB4e4SIu4Q9O4Q1+4jy+4BmOCiA+5DPu46iwCS/A5E3u5E8O5VH/LuVSTgVNXuVTjuVQzuIJDuN7++Ew3uUnDuNLTuVWbuZMfuUvkOZrfuZq3uZpnuVZTgWAkA+PMeFDruMXXuR5vucW3uc2rueAzueBHuN5vuM1LuQ9rug8XuISbuSK3uhFnuSJLukSfugVfugxDuFJTuNJTuIXbuOhzuei7uekbuqjjuoWnuqA7ueE7uGE/uevPuiz3uqDXuqFXuO4Xujv8OFATuQn7uvB3uteDuzDDuTEjuzHruy/zuy+DuaabulJfuKd/uOYLu3QfucSPu2bXu3UbuLYfunbHu3dzu3f7u3abu3kPu7mXu7aDu7Snu4mHu/ufu4fXu8Nfu/zbu/t/77v607v/C7u2d7vAh/w4f7uP37w7O7vA2/w957w/77wBX/tDk/xAP/wDD/xFh/h0D7i3y7v+Q7yAK/v+C7yIR/xI//wzDTYHoNc61ZU01V/yOW0qks6fdNtT8ydVTs0PxoZaxvFxLazYIUZOVs8l3N/UDJDQjy4HSMbZVK5Q78xBRK5hGG3VgloyaE3FQzeXLhbHWPAgBWNYCU8UGROZyI0zxjFUFSsv3WUX4xs1fj2Wwxts9rFzdaNyWQ85liOe391sIuO9U2cxiqN7Yis8Zisswoop/rdAGuhNImDDxSB1lqyAnyh9rkJRK5YHl7shebjPu7uh9v5J4MKL5BPHP8e4cJXaHi2t9p+Mgke4YcO+wSgAjxAC0sVAjyA7uHe+Qq+8TBO8qzf3Jau7c0N5K8/4b7P+azP67+/t0vuhM//AtAv/dFP/dNv/dWP/dev/dnP/U645PVQ/CP+7LNG7PVABdfv/C+Q/utP/ezv/e0P/+8v/91P/9PP5ATA4NietD5uGKhP/ADxjoCagfgEElRjcGDBgwwXInyICiJCNRIHUrSohuLAdxU3auTo8eLFjB0fVsSnzyTGdypR4SM58eRLlQgbysT5kMDNnTp5/vQJEyc+oRyLJnx3VCHCpQ6Z3myacCFQiDwRqtSHj+lLm1mZei3ItSDYhGRTah27siX/2oQv3eLLSDLlwYkos47EyFanRpp0Z57FKzcn37mBCd8FmXewXaF1xeJEubivYcaUH++NvFeuSsuAEwvWTFhy4c+H/eblXNru6c2sTXdO7Zi07Nh/a6N2vRp27smqe9PmPdt28NutDWesGxo05MuyRz8PnZm5XufRX77D7undqXf8tr/zZBD8d+3cw2P3nn08du7q0ePT7t27+e/t6+Pjnh/eqfTd/avnrr/8+DGIP/Tc04697vDhh79T4AFwPe7gWw/C9ubD7sDv5mtQvAb784++AwesbzwM/VsgjABu4E4N7ZDAoAM4JChBFBH9K29B9iDcbj/0AvyuRP7w8067//iE/M88CrPDb7wjCYyPwiMzzNA+DTNMMKn/sBTvPSrPy9C7LhP0sMv1PNTSvTCpXHJN7AxKD80u+xOzu1OIzC/I7czMkM832aSyT/n88w7CQQ0NlMADi9wSTE886SeeSCeVtB9LL71UUk0p5XRTTzsFtVJMOcX0000tNTXTUVdltVVXX4U1VlU33SQLfzaBa665ahoIlY4Sa46iN9WgIotV9MErOZyQSxYhVNZYg4pNegijB6Yq6oirxxJ75y241GipW6b++sgww7LySqxNXniBEnbdfWHdeNmVt9526cV3Xn3t3ZddfeGVF+B384XXXUryYWvZswgKmOCB730YYv+J4Z3YX4ovzpdfjTNut55ctU1JoolE5ohkcE0W1yaUUabIJo9UoyxZzHpdKaSYRULprYz6qkkfZYHN9SOXbQZ36KK51chl6ZBeWiK1nC2616hfLpnbla3GWuWinWYJI76SnnnkjxUut2zITtqrucZ6DXrnmk/+6DFf+cq2bWffFhcvuX+d+y2c534ob6DvpjtnrZiVjqvBaS7cb</text:p>
      <text:p text:style-name="Standard">7cnEtxZthSXnHBsDf8bb8Tl1mrxyy93nPCwAVeWdLQvH/1tvVUHlnXRS3ed8dTPRh122k2PO/baT8d99dt1J30lsJOmnO3KPS8+8c4rNx755Y1vnvnIkOe77uuyxFDR9XTkPkf/MJM6Msvw7LszQDQbRHRQEHvM00A4t/tQR/cdxJLLE9PEPsw23/FxwQvHo898GBQh9jRoQ1rKEf8KuCUgcYcALahBJqRwgRD0AA1O6IAkZhQAQCRwfBpyUHqyZCc4XchA6TFQoCakvgBSKYVbUhD5VOgkCkEoPN5rk5HIAx7xGKlJPlTPB3UIPgDSMIg/PJMPlZSgEJbvQwOiXxPhB8UrEYhRNuShDn2oxSzSUIf5aVL7kKTEIt5JQY7KjqtSJSs2wupTpZrUq0S1KlGlyo6hwuMd9ZhHUo0qHrVaxSbI8hZkXeV0JBHcSwZSLF5solsrIV3fcCa8mEFLWj1AQQ/2/6KSlPBuImfJCk0O9623IU5ccflaaF5SD3jlg12uhFjBIvYCVxoslg+T5S1zucuH1fKV/npBPZIlMsiw8pe3hFg+ZNnKXCpzYMx8JTSRuUxcPpNdHkNXt3R1EZREpJOlYVshFSZOqXlTkWXzFenuhhyz7cxspwNl5ziClUMCa2qrc2c5/+YsuaCin3/ZWT21xbaWHGct5rILQmmiUOro06FV4Zo7PYK3l4lNZCbDWUVjIrWJYmV4wgrWTLaCTuqkJleWGelxSnqQk/ompaVpjknPSVJlQe8qLJ2pSMNCU4GuNCxr89pOVVpT6QxEpkCNSba06TWlbiuiS00qtpy6Nf+ofq2pCXvqVK/KVKlilapa7SpX0+nVrUZ1rGKt6kTData0ZpWsUqUkzmgWHXPCxXpB6ylRQyq9oebVrzcNCwKbRKAbCXGHXnJSlXqIpift0IxIgmL8FuXYP9UHhf0hEw8V9EQDMklJ9vEg/OykJe0N9jvv2w+dCtRZBZIojFbsEXZEsYAIIgIRmegEHCQhhVwYAAoJAFF6BDjCJvGPfqNl0ITII54mWrF94ikQhYa7Jx8OKjxFqmFlFUQl7TGJu2YaIQzPdCWDhHd939tSeSu7vv6877tU4tGb4tQfH0XxTVbqU371G6g0pQm2hSLUAAc1J/0xSnsjhNQa6cjHPTb/mFWnmhWoUCXhOLbRwhfGcIRFBUhHumRh3MydXNsytGIdC5KQpI5dC5nOEKsgWtPKZOci+Tyk7SxXWFnLQlNJOFF+K6ziUipC1mVLW05zYM6kWDWNLDFaHrOVvcSYLfNRj0f6CjM4G/K9nvzkWRIAY76UmDOVvOQk89JiL9gJIcc2k7o55iPCM+XdZBZip5HlbogZWbaICmLG4a5blIlcYpgjuJAojmhPu9lJwCnoIKPSejweWVCRttFJ7zjST3MaIuG2F9ZR+srK6eairXyyhi6LdVOFJzsjSRtBo/KlhXuoXVqtrG9xc9W2aR3XIiJV0cSaJrNOdctWzeLEsVrS/3ipNfEgyeti4/rYjCGpnb0pbclRO5wJmza2q63ta0eb29BWqbXBDdMPk1vcovR2usP9bXTTrCTp1HNMJA3Ksdz4lCmTG7PzTex943ty+v43v/89nPwBybtbwiwS/xS++rUnjP4pofoEDN37GtCM2oPSeOKbwiElVj2lPRCY6FQh8U7IeyY6YAKX+0JGnXCBhNVTgEgBAwqA4AhSsK0U7JCBGxBADMKNYXzRd0Ir9a+z8Yu4dv9nqBBWKSkjTxMYt+t0LjLKsGi8+mJxKL4iDpGGS6zfybleHintcOtmRzt9bjRflHNxi4l9u9vLCNn70AeHeTojlx7VKgVn2MJvjP+wHNWoYQYX3sGH5+OC/2gsRybYVfOwFORV1Q/JV9hSsQBEFqjwjjnO8cGXn/ClKm8pFfCgFATgAQp4sI/JWz7ycGx9510VC9iHnlR1xJQnCLB73vMeJgSAx+6DD/zeE0Aewt/97x+Q/N0vH/nEH37vf+/73h+f+gRYvj74ESnPU55V/Cg+AaYv/vDDJPjIun7vlx/98Bf/98OH//PjT3zei+KNEJZ8pUQ1D9qvavSs+r9RCUDvaz0BbBXIG739wxQEtBQx+L85grzuq7w5csDXE70JE5X+6z6/G8BL6T8/sj048rw5+sADhJUONMAN3EDXYyMJfJUOrLwAdEEL5ED/ELTBUdHAE7zBAvTAEATAHfRB0GNBFsy/ClvBHHxBILQ8CDvCIDTA2uNBCGsVJHy8IZzAH3TCK/Q/HqTBDdTCJ7RCLiTAMMxCMfzCBTTDNCzDNSRDFpRCT1nBNtK/Puo+KQTBOLRDERy8OBTCSmm4ENGsrvshNAmi+3oT7JEu/9keMGofznohppsi/mo6IlGQMTHEL8If6gqSh3uQITk6SWytDEktBaqSDlGuoNsu6+oOcOEOUdCI9jgFcOEHUdiJILmuAsIvEzo6E/pDXIwfi9OTj6MQtUss2GK4Kamsx7oS9yDEHkoU8DKT7qIQAvuSyuKRxeKu/Oou8YqTA5mT/zKJxOMKRorjr/4ClHIUMEJZEPlIxz/BOBwZoIMDDwr7PMSzx3q8QwpTMD70u370O8CzlFp5AUAggFOAQhusw1ahhCx4ATWAwhH8u35QgR6gAjXApB4Qw8+DPdxrQb5DyMmDB30QyZEcSQJAFpE0yZMkyZM0yZZEFlRgSX3wJ5SkyZQkAJhkSZh0SZW8yeMTyXoQpnfIyArzBHlYyZSMSZ2MSaRESpKsB5UsSTWIypg8SZ+kSpusSankBzHQSNuDyBBMyCiUlTf8yLJ0owVDS7Tkx4NUvK6MSMFzQo40wodkS9lTQrnEy6H0xwxbS7pMy71UwSEUTI9sS7eMlRUMS/+x/MvAW0w5NEzFxDCIlEsgzMu6tEwutEu/1MwCTEw3vMwgzEzO/MvOJM3RNM0d7Ewl9EfENEwmzEcfdE09hM25fLBAtJDu0Z8rwaE+YTjPcjqD4yH1ES8XAsZGMaKK2xE7MaDkYi+PQ7hEBJH/AbtbNJ8syRNklI8QikeiO60dgjp+AE/wfAdRSBDWesSmW84febqLuzg7iS8taY/0cRDmcpN4/E3F+pM7qbouArtCtLtD5CG7c8arCztNxDq0O6L/FFCw08+uC9AiqpMDU6AbgrsKjTsv4s+6ozsFnbszcsZ5zEeA3Ms9dL08VE2vNLwUvccVHUJPASRKUIPto83/2OyjOIqHWNCExeMFAgBLxnSwS3ExKtCHNcikHN1IG53LxDyV+yM8xixAfvBJlzRJYdIHKs2HKSUAYaLSKqXJp8xSlvTSKp1SMa1JLm1KrDxJKp1SfrBLsoQHNU3TlPRSq6TSp6zTLMVTZLnTLc1TPY3JOyVTQOXToKTHzDRR3CNLDGzSOaRLjmRUJGVS2dRHJI3L2wu8PAS8SJ3Dyaw9R+1U0QTVGkXUJbzByjRUSlVURn3US1XUJKXDEj3NPYJU2oRVO1zSVI29EH3NTfVMXh3VVhVR0KxRS028YLVU2dvHV03NYyVMUaXVVq1VseRUGoVWyZTWa53NaX3WV5VU/2vNVmyN1m/F1VH11XF1Vtcky68c1l/NVXW11cL8Q5gTHyRSEt1sE9BirHVcrhiqj9TqRKQjFP3QLs5aID25HzKCxs/6zV90LVA8EZcTE/3Au4VNxUSEB35IEE8QrlgEF/ZgRewYRfZRoYhbIV4cLfIh2PrqTgNzULCzrgHSofYyxPfiEppVk2Ucr//4UEKsWTdBoP6qE2/02WWMR561uKNNCvzSL3L0k6bNxvRRR4nLxkWRrg/lD8dbSxb90dckPHTl1hEF238c1oBkPAIQBVSdTGQtwFrZvE890bYMUn3ApDXI1VB10tBEUa6FVkrhh0A9Pj7tUjRVU0EdU0D90/8vDVOTvNLB9dPCNcnto1EI69uTzIc4tdxBxVKabFwyFdOnPFwz5Vw0zVw/RRah5FpOndTTxMzJ81rI5EdeVc1TxdVSbdQWXcxTzdS6TVu7DU1qFc3KDFdSrdTQK1fidVu3TFcfPcvBQ9GEVNeuZFcnHUx6bM2zZNLAfN4LM9a9fUxrjd629F0lhVXu/d7ylV7zJd/zVd/0Zd91XV/3bd93bd/G9EzBW1b31db8BVdvLdTtyZ6eVS0A2R8TyaFNzBMJBbD1ART7GqAFVaGIzc7YSk8cOc6ROxLmeh/1ejsBGhRGVMdF+dckgUR+7S88Uc81MU+hc5ARPuHOMjrmNMf//4lgh1MujDOT8nG6PvnPY0SisethrUPQxPpPDV4uH/5P//w6IZaSHk67QBw5INGispO7KZbiuXuuK07iD5IhRDwFSOnasQ3b2ZVe+m1eFTVjrS088I0UDnORtAReKMzRWvEHocxLr+27SInbNQiDNRCDNybXbpVUV9VbKYTSzPXcL0VklPRSwx1dlxxUPcXKRN5SOzVkR94J2oWj8xvczG3kxA3USlZkm7RTwA3Txl1knlzkxxXRRzXWP+7R6GXN2i3jVlbWZ0Xd3O1RfIRlWsXD4y1j463j1RVj8f3lugVm4V1ezVyj5BXmxMMjY05ftU3U4N3bO/5idr2jw8Rf/z1EPF113kn93t+lXnGu5tM1Z0BGZ+VN52o9Z3V2Z3Ze56+F53eW51q2Y0C+43vWW0FuV9p11/G9QcFqoEC8O/8t0KQFYJTDEOvs1+ZqOhBexuxEOo4jxZQLxkwkRl88WdaSxAbeExayLKlTLIqGzgqlE11cWY7j6CAZuhM2OrzDE4YtEXZkOGKsLgrGrim5YaBlk8zS2ZuFOAD9xmp0R/AC2i5pE/fyWaUWWsTykvmcz9Har3LULnKkatJSR6iFWv9C4eDkkgDx4r5E42zeZ7JO1jBGa8c0UbJtJLN1VuMV40npv1qBAYfcVicsTImMFn3ggTRYvby91eot592VX/8R7FtAReRTTuQrDVxUhmRF9lN5QOxSzlNLDmWR3MrIrbCC4tw6Dd0wpeTGjlPQbslHrmzFRm2frFMZHWPsReYjfV59rmVf1uXHtOUxzltXPdRARltw7uf6Vcvg9t1jBl7+RV18fubZnt7PxGXmzWvzVVt8LObB9sjthczqTm717Uvsxu7XPciztl9+fuX3LezyBmjz/uf09uf1/lT1bm/2/u34nu7BDMy3LWc1jufw3Vb9duVJMeg7wSyfTbh6/VnsEmB+TbhBCRSrhmoBzpFTpETRmiIUeh8K9Tob1o4uAc6c7qL/xRD7gK33IdjLSpI9qazXYs9S3J4Id0/uDJP/+DRZiV5gkJWf4jJY+Zoh5cpFuINZQRw7BF3iI85ignbQAxXyLyo7DqVQByYjqNseC8fQG6riKL5QshOjK29iK6c6NOlibh7nsF3l5e5lcx3rMzZz13ZRxmtjenbtScnRzNs8T73nMI8HF6vrizRSvDbXejZv6QbIkLRsUGZk0O5c0l1cyrXs0NbSNAVd0tVSNqVtSYFSz+bkQq/0RcdSyg5UMk1sRpfkzGVswM1sUr3V3e7vQF7W7P1asvbyYZ7n5PZUEr1lgG7M485dzfbuuHZj+Z7R7F7uXH7vZA3sXRd2WudfYS1sau7V6TVr3QbjvObeM/dy1gTvtZ5lMP5m/2HN7/3mdv0V1+A17nZ+dT7v9v0Vd3L/Y1e+deo9dd5GX/iF92RvvYbz6Hm1aZ71OtDC8SOxkHtlH0ckWBHHan0lWAl/kC/xaDMZE3oNuwYeRj/ZrJlmzkacWITuuAHp8ZgNahfuOI2eop2e+PVsYRz2RQNR2cYKH4anUFXMuCjRL/tg6kB06u0hL5oXrwwf2hX/6UB0L/GAkKGuT5w9WoyHH6edav6C+P1Kx/RJR3aELxxnWQJyvLGUdmve5nUf7rTWevx2FQ5za/EtXlaJhXhYyDnWc7F2vTxGgTVg5S+H3mW/draMo0kndCq1SkG/9EpHdE7ne57k+8T+25Y0Xf/cRRXw43S771NQFuW7t/Qy1YfKBWXID93GvlPTFcNvVvW4bl12bvfjbvXYbVY+1F9ajvZSt+d+ru/NZHU0v+1v3+45X/V6tu0v1nNkV95wb3Pl5vzatvbZDO++e9feT2Y1znXvlf3PD3Pffu/l5/V3R2/4nm/nP+/pd+/mJ29at2+5j2df529z3/b+lhQnPqDykhPcpI+FZxQCmmkA3UZz1GFgtK+KL9iD//gFouIqkvkDerood3gAg3mAeMdP4LuC/PDxO5Vw4MB3Ct/BK3iqIEWJDh0mNDhR4kJ8FB96XPgwY0GEG0kmDCkQZMWTLS9K9EjQoEyLG/FtfOdxoqf/dz17Dvx5UWjBnzh9+pTpCV9Pnkh1CuXJlKJRqT2hInV6FWlTrkOTaj0aNenWhggvDtTqVShbslynLmU7dSLdi3VPHVXrtO7OqQYFeurXL97gwoQPFxaseDHjxo4FIya8GLFjyXv67dsTY0cHKRdKQA4d2QTnI1KkHApwI96eWJENw34tOzbt2ZIZ2x68KcuqTWoC0w79WDTsfpri7YZxKvHs2sUVR1axhoq+Hih47IM+PDfl28S9Jw6v3fvrwvzkqciAK1CXQH78dPHDXkuDegT05SOgpp4+Sk9cLMIeDRb4oAYBB/JHgH33pUeDfDTQd8N9+shj34IEUGGFBbg8/whFHIDkQ6E++vAjGWXiKXaKfem9F598XcDoB30K6kOjfZv04IKDgQzowyY13mefPpvII88NGewYSIQH1pgghfW8UIIL8PHo4YhF1lNieOUR19iJzeHm5WTigQfeeNp999yYXz7H5ZbBCadmZW2uieJjZsaJJ5ds3oZnnWnO2eWbZZ4JJprD5Rmoc306d2ehdBIa5p+HwhknpXKSJ+ecYPJZ6XZh+sldo4aKSeqJn6app6N+WkrnpIQy+iqol7Ipq61ntlorrijqKiistL55q69wivroqYMieiyjkWK6a6LMjikYVUel9VRW15alVFIWebTUX0sx9JVFbRlFFEEN0f8UblzbYsQRRQtVRFFNRQ11FL1AiQVTvBZVO1FQWYllr042NUQXQ6fAoxDCAp2lkUboYgSSwvHitRJKJ1Wc0UQ7iXSwWwxN9a9UakV0EFBemdXSvBENjFRNEFtLk7xbhTSvt+/Gu1VBLA/c08vxwhw00DUpjNPFf5XUstJJL72v0ziHe1DU5zKNrrozgeUQcIjWKWqxs3ZdWGaaDGYCFqad9hnZuBFGgBednYY2aiXIEgvXd+ONt5vD7dabQ46maidkdvezGy/45J2s4NLBoAYPaawhxrKa3n3srpNP6iU/BKTnYiDugS6jD5RMeGA+LLYYHw00QOEBkxPq80IANCz/8mJ8gRD4gJAjjvifHxzGByMNESTw+ju8PgpPPeilAZ987r33oA8WKnjgGkh6Dh8NA0hY44j5vRBC7e997kePD9yXvvVTwvi5gBHcgI99x7cqqKesEotstJA2W/+sqooJbIJzlbEEF6v/5W9Pjwpg/UzUqP2FrYHAOuCnOsWpBQ7QfwikoKL4h7nLbQqDygrWBikHwQwGrjvI21viQvXAVYVNgSGc3AgVaKYPPktS/dvhCO2nv0P1kIfI8yEOf5jD/QUxiAysINd6lRthEXBYULSgdqxVLZ6VBWdFyVdFTraVpsiELg1LCsRqMq+V2CVhGrvIGTvSroh9JCFqVBi8/2RGEJ+VxF84W9e6DqLHav3ManR8CMsWVrAz2iViIamYQ9Qor4c8zJA5QSNEMPaXOiZtYxQTWE54hq6d6GuSDoELGb0SlnvV6ypwydcXscWuqKxyi10xV1XcgpexrOuWWTuZSra4RbWQi5RyGaZbxoKXu4zyLqTU5TE/wq6GBMZricvb3iyHJjHYAAsGMA3aJFACsnVnDzN4W9wOsQE7nMYzJciONNu5qBem0DCG2wQBRHFBxZ3qOIDIgnLi+bXaSIcKqLAOdjLozkxVk1KWa847mGc+C0DUBRaQqAug4APdpU8fnXuQRGvXntbRSEHho91DLQAEGnSBBl+4KCqqJ/+PNQBIexYowo5YlwDe8UMMUmQMPGrEogFNNKgShQIJ5NEkfdSjc6rraHxS0DonEWCk5gMq7WC00iBNyHdTnamD2kO8/LyDhksEIaksdUPm6DCEOWRhAo1IJk0VsVTBYutYdagqXdEVgYBCIgGTCM9LAc6ABfQnqt6Zq8ASca8a/FW08lrCDz5Rcc6SqzQxyMSE6s2ygM3cCWUIwimScKeijSJpe1Xa0J6Wg6ZdLWqpKNYaegq1agXiEIXILCUeqmcXiYhUfrlLmaBrXRahl07+Fa7epnItWRsIz0pytVq6q5HOVQgiMzmXa3ULKdVaiihf0q+z1NIpTjOYTUo2yKn/LfJhLXEkHFuGsYTtzJJozMl5LaawklnMJF9Ry9WCErKKhLFqSqMZw7oINKbhEWlUEbCBKzKQmtxMwcWVV4G1CFyCkfeNBDljdZ/WNAAnTWpUm5qI5WW1O45xlltr4jvdKdcYLoYACOjMEQzgAhR04Ahqi9YefhAEKYwgAzcYhy0eYAMQnMYFHxDFNJvcQhQypm++WTFfy4qYWIiBElnwx/HwV7nhBFQfa0BBDwhXVmrik7YRrMzm0oMLC8SBAPnAhz7wgQ81qEEeQRoRDEIwnwIdaKSLoEEDABHSHgDBfPB7QVR7UASv3qBI9zFEGeRDIDWgLwt+Fh0l9BxWBr6G/x/5SGoaugDnF9i5RnbWs/cCHQL4aKFAepYqoQ9ka0ebj3u3LoJ8iEdPpFJaPitFHwEM4Wcl+UBB/BAsFTerV2TdtYC3ZbE1ATiss7L2zKz6WmTFCuoZxpbZzlatbGFM2LWOG82eBZxrJ2vNa/OPszB2bG1h6KZf0Xu20oayCrlN2X2v+d1FHLi7C57Yg9vWrrX167QbrnCHVzmtEhegvdH0z9ROMOOH9XZhnnIWPfoSa8GtVxfBqy36UktbMGMa0gw2SDYeuI4La2/EROLIE+8sZmi5cLlKORH8ihJkjbzvSHRSdH25Ny9HMzomNTzHg73Mkvo9ixrPOMkA05dqNf97iSYZOS6UvUUtWJnlK68rlOxy1y2otEpJammUtS/TlHIfC3NxhpftslKYq+w5H4spzESKEZl1wWVeArwVlkXTsE6+LMVBpQlbMALJF3jCCyjw40h80263EcMCapDkD2RHE5p4AAVAIAkJBGAXLV79QZvlNSnXM3/UbsxxdvMC+rG+rdGZTnVQEDkXtl7xiTJhczyBngyYOg4Vus+o5TyijDoaQg14gVFrFL7PWcAD9EwqkgJBvAfggwD4eIGjuxBrAkjaCkAwvw9e8ABU5GMThsjAoEGapXiI4TKaEMPaLtMPwgmGJ+QHi2Qfq6UPfwhJguAaodETk/TZIpiaB/D/h0YhH+uUgq012qPNyPNZgYOslJ4hYBZU2iKAVIlcBltZ28UJB/C91eyhW7V5ELA0Hm15mQ2Z0AkpSrQdUL7pXsTh1cKFm7Mp3Le1W169lmAVVmLdm2QVHA8qXhG64A0S1kJBGcA5WVxVIRWa2wppHBduXBcylheKYRiSoQCVIWiRWxoOFjxF1sSlWcTBIQ0+nBvexoLpkXgBDBhly70EWMj513FZiy6RS72U0R6FHcxBEiRZDIVx3S7pSx/liybtyx2ihS1V4ngZTUyMRH2Fi0Ys0ifRkUTA10vYl8NQ0hpxBMJQlxyF4sEc0l68Rd15USlZndKUkc5gDXG9i80c/1jJmVjO9OKCtYzQ/EyIzUtKuFxxncSFedi+mFG8dJiDnctZ1N3UDCPUaNfJAcaXtZ62caGy7AEShEEAfMDo/UGOfQYAGoYIgICOTYAY8J/dxAIBRMERHEEGfIA9LN4+vljiSNlvEOELRYbmGQ7ieFkSOgbjOA6Z2YJiNRn+nIoOGpSoqUCpZR/pINV9gGCQQIn4dEEEuA7z8QdMSV/14BqBVE+NqEEMvNr2lIKB9FlKEQ+C7FoXXJU8LJti6AI8WAFNRcAHvIbyOFT2EQkCtlpGxk4I0A78qMGoAQlMKUkD2FpP+oEF</text:p>
      <text:p text:style-name="Standard">kECe2Ro+sKRXXaA+9BkuDA8tYGCNlN9Vef+CJqijCBXHQTqkN56bmjFeXaEVxz0QvlHOttXlE2rW8D0WEg5hYJ3hv0HhDpJWFW5hDa5lXoZhQNqgvO0bYuJgX0pcG3LjW6lgX96TWlJmpxQWw81hHB6RHIKmWxEcwnnmaJZmwkXmYvFbD5qKbGUbGJohnTzTzukizjmigZmMHToTyJVS0pjRg6Xi03ndhbki06ViGBFn1FyYSkTYJd7RW5zMHwlMuriczc3E0d3EI6WRfNXcer1LKI5ifJHnKS4ixYzXKG1RJ84E1jmTe0knRMydXxyicK3SKVmicM0nHuWS2u3nV6QdLtXmyNELLPLR3inXIPKdLeUF4CXTKAn/aF2MC3DxhPDx45r5UOaIgS1oQiuIAen9mDetzW2QXme4AAl4qC5gxgNEXtr0wmXsQjfm3mu2k5T9jWnBEO31AyCcARXgXvC1WEDhiO/plGCu3hrCGwueyHl0Tu5AlZMsyE81QKcBCYZYAQQOTyk8QPisH1OWDgE8waPhTkj+B/sxyYigQhYgCVhKpT7Ag2DolC2UXxcUQwRcwf8pRk9xTgZUpfZl1J6VzvyxKem8Dq1FAHVwqfeF5PNVx6NFoJ7BFC6cX/gRACrIH5KYj1QCB13h5WW+m+xF4RFKpEOyZme2ZrshpKn+G7rNHseJqmjK4UGyJQeFpovl4F99GWc1/4esNt6ZSWYMfupeBWvudVBlOuFoalA/fiPGfWGzjuFsoqFsRquzBuZoxSa19uC8MWEUsiqshua3+qUdfpzL/BZyBRd95gQe7SbIIBcwuRIuAqMxhVLBHIR6QWPguVK6+lzWfNjdPah/dYUdzUuGkddyEoQnbYQjhZEcpSKAYczSpcRK2IvRtGJ9mVdvOuLJ/EtECMXKIZ18GlgxCqMWjawdhdzWlWyFhdyE/aI0FiPH3EW9QtIY1aszgpiHddi8UOOI8SzMsAzV/Sa5+kSaySgM2uW05d8ePMA56lgJAOBhIEE9jsAblGORug3cSAHmxYL/XegVGmZj7IY/0BOTxf9qbL2Ga2gZL3ya195NQKnBmPVAQx7rDGboqG5KmzVP9kGp9+wOAeSI6DwA7xDAkcRIIIAUDJQBjzSAbxAAkUiVsPmAPOQDovXpARIATNXO6kQALZCITpHNA5TAegQCLoBkLIBTP4ga95naRS0PVjVJftTD32pBUT3f4PLpe6QASBIAEoRASi1uVo5Ue+BOssnDScYBql2JVvEI8ZRIdhxmEIIbkvrg/QghqYqbA5VHt/3qaj5RZUHbrRqptfEVi2ErZj5m2ZrVQ4Iq42kvtrVqWzlmPG3rqQbh0X7trhIr++ZlwB2ptwImEEKc/6bmaQqwwalmAZsmAH+mELov0QL/q+ttFo5e67OyicdVi3BmkYLNks2YXIF+BLUsmMeOkUYsp0xcWMmYRCHJLElQLLxYI9ZwLHqeGN+NKyA62MScl3biV3Vi7MRUUhyxhIZ1DCWl1ym6BCaFEYfVxbpWWBnxxccK4n8JKH/mYdltsCq53Su964IFqBZfcXKFhVOcmB8RhIHmnYL6XTChseA1KDJFaCiR608k3txmFmzlaLCMnuVl7TeFhy0sQD16UyvYQizYQgzUANqYhgGAxukW7Yyar2z8Y+IlK4YqRu1lwQuowRQmJncwziasQRisQcWp4GuQDSMbhyboAgp6ivGlx5gSSaXCTqsVL6/pLZPM6e1k/9+eyohU6oeR0B/5cBoBXKmiMgkl9GQXcAh8gGQ+lIhk3AOiwUjujoLzBiD6VeSYGlo9XAiQPF/5ESXz/a3z4I7yqYALROWEqMH8UQmMxJo8vMAwtw6xGfOjkY/hegA8uMYNdqqFJmtmvuH3UmGzoRkTDqsNsuVAXy/6Vpywni+4YmGx/u+3aTJevmVmUTJlQjRsBWv7WqEoT1b4GpT6+ur/im9lLuu6MeuzTqtKf1ZLW2trwbQalq9LP7ASQm/1JrBnBrBDK4puUWIrGegu8uFwWVEpbZcz9R3beR13yquEvpEiNl0b1wssjl0ZX1d1UaK/xNLAwAzWFVK7dMwqwv/ww7aEzGUE0URSeY4ifNHXENucdn6wGWusdsVienqESkAYhcEMLtasLkqYzn0Su/y1KplsLoKsFrmcvaAEcDEjztosI+osI07j1KBw3V2jShiXblGFR8uosrKhsYAoakwA10pGNklCIZQA/z0AO0qBAdhBGDhBjaW2cXTtNA0rosAe2b6qkhKO4axtbSck71lHDxyHFMYlYxDO2gjGPhCGckNvZMAD88DI7ayOBTTABWbUO3epB4TIO9cO7kDBScFZ8U7J7P7I5LoAh2gBFFSgVIYPBHrpKijlR4V3BBIA7glG+FiaB4iC6BWG/OxpSiHzg1h38TCqdg+I60DJlcL/hwVAQRG4su/EWj7kR/kpCXubHy+HwEl5KSu8mvlAQX2D5JsaaeCo21xK4W7/5R1Hpq1qr7bWVSP/oMBFcLilIEJXq/f6G0N/7RoetI4P0EbrZQODNEIi5kifdBZWiq1yNsapuNHiuAKjpgETME/n9AJb+QFneZWH9Eebr/zS9GiJ+QQrUFH7a8j9LAZzUQjHMSfZZtBydcxxooPt7HE+dcR+J8gI3YZFZ9LNcHymBTVW58sRHbyocHZK9l2MIgvfV1lzdcVGnSmiRCX1tdGlpxftbGGLEbcg9Sr9C9ndDOFhccYqhdnRZ3/SErac+hYLIhgL+rdMS1CzXd8tKBor/6hUC14iZfGmiwtYzHGPn/hiQqtjsGhniGicHJk69YPbBIFpXIAPdN4ReJPnynj+TnRszBNATrL0CoY+8dNyOLI7hdmYRc4jE19sMDJzQwY7gRueMCmfBs90s7OPwPIDwLPr/NT23MBJap/v5I53twecdc6MEEBLziRMqQ7xqN9Hug7iCMc+fMAHXEEszINzy490w0eMoBSyvTIB2Dt8u46aBsjw3MAxoyRMiU5UXSmMCDzyzQjvLm/xoLyilXyAWEACqEE85DNENvltw7hhzviSx6D6EjT9PvTi0er+1u/QAzSo+tWT5apfXjtJ8zNifbYTItSyvi9k4erPF3TXG/93kUc9DIq0ZerlSldrSqc9mQ/7S8s0S7u9bKI0Rlt9r2oWXX7vlDNQrJexFge1BqOrtsA6IN6MUjPo1ek6rk8sdbXLJw5Mrsu6bk0nwEj2KPVLdDaXynLdKzLXnCOsvabig/lwHqW1ETtMW1fs03GnTWQsw2R2x6anNLYMYWs+XwMjnfsiRUREXpvwXgcngAV20MRsWzc2bkJj5SO/ZLfRZPesYVsNeB32zfADlYV71Wu0Ah+GautxOjaGDbTBEWDeZnTGCKTBDYgCDkSBJBhAAPg3cJs0P+a2ijMe2l5yJru/l4TZ42CHz5d4jHkBQGywM9COwIJQEmjqF29hw37/DyE+ZDhxoSd5WZi4sGBBI41FfkBqaaBGn74XVoDQgOKhRxE/XWg0KPWixzpcFnw86OGiixYfhjL4CaTyhhoVafzEJADDyiIaEWhZKdKlp49NBJqmWCmPH8WFmmyNeyhGl0N49Qhg3KjRAhCQgfz4zKePQD6UXVa2BBmT1osnQAJZ8JBvp58vPzPAVemBgIoMMBsQIBBiUYoIN1oGCuRTzQOUTxnHikiRNMTSEVGjLr3aYWrTr1kzHP3aNW3VrmM3PK2bt+zWEnv/th08d27gwL3W9u17dvLZqZfXVj6c93HiwZFft77bufTm1YV7v568+/fpxanDhj5++nPpxr0z/2f/Hvt39PHnC+fOfrd68ba7i04+AW/Lzr0A/QNQvwS3W9BABQdksDUEH2wwwgrDo6282+7TLkH5HgQRPBHJW4/A6N7xBJ933uHnnVNaXDFFFluk0cV38PHkxRRlZFFFF3X0kR94cEzREx094QdGFk85RcYbbaxRySmlXNHFK98h8spTbuQSRy6XfBFLLaWMkkUig2QRHxhdtHJGJGd0kc0al4QRTCXFvNPLLrHckUY17cyTRTyZpLJILwc9BZ49w8RHSSudbDHSLaGUMcw/VdQRyDIHpXHFQJnscc03c6wx0xdLTRNOGJGU8VRWS8VxVVJ9nJFVHmvV8VYVc93x1f83fcWVUx7ltJVHWHdNlUc4T2VWWWaX3dHJQKdF1U5lkfXTV1d9BO+/b+vD0LwMIdLlAQqCkEKCEhTyyoY2jjjEAXilMCCAD/rRZIEojlhXk3jQC5g/+wYmbZMsVtlEDU+so4+11BQ6mJd3BK64NRXWgEGNHlBY48SBHV4IiSiSyMWUk5MwJYkkXBhlFxO9RY0fyeShq2bJ6GlKM8HyIeCBEoDowgIobArMBzXkoWkqngsb2qWhGkhAnsYe80myEHAJBAooFoFJMAKSvisCxt4R4zkQGeKHLslopvkkj26KY+2snBYKJ0DkkUcqGnDSyQU/hnYBLpFueGCTo3qK7IX/EIaCIgMasoYijqmx6noleDYskOCHwc1uv/9K9Ly6/TIHXTwC8Qu9c/waVu/zcEWPfcKCIdRcRNy+jW69zT3cnfbb3RM9wv5Od31B4HkfsXfc4Std+JCRZx523MUlt3gEOxyeOtVD5HD72cfVvnXulQ/f+/HB//D847//mMTli5f+wJg/np9C2N9/iEZdswzWx1FVdKtO5cpS+1uRJ0TRIn6siAALbFGSloQnMC1KWmqiEbUqiMEL8slGXsLgtbLFv/9pKlhL6tGh6DSqBfbpSX8qkrXaZCdKKWpPNUoUjqYkozUZCkwuhJGjeiipGwoxUi9aFJWOCKYT/lBapdpV/5l+BKw2+fCEUPrfn6w4IyyeME1uwpSnbLg/ME6xVi/MYhaJdCgJ7vBTA4yRG8noQjn+SYdgtOAcV1gmLO3xjmmEYhiDxCWGGc9ixMMQ5yzUGzHE4lzpugC7RhOLfUnhCEeQghQeKZZ8LQALkliXGBSyOlEGb5QQOVjCXkTImMEsHqKJx8FgcIpSmi4eGKPCJtaAgh60a5TweYgt9rUyYQqTDy17Weli8w59oEUfPauHM08yFbk0swc0SIpQiKIGAuDjZ4ARjDwcQxVcvORuPdPHGv4mkrrcpQvjfEoCXiAZz7xkJQ0sj2yYA49lNrMeaGFmPU7iFnXSJTMgScpKHv8gGXz0IGjfDKdBaXAYyp0znT7wGTv3cpkHNPMkThnADQYJslVCT6TtKWn6wPW+QqpSdyyl3ko5Vz/WZWhD+bMefdDX0uzlR6bOkx75cuchZFpPYK0b1/N8mh7vGdKkSD3PSH93vfpoz335WZ/pDikh1NXOfrZzEP20GtasjhWsZL3fWb/KytSJlHhALd/6VKrUEs1Vi/2b0xXDOEVdxUqMQDohqmJgAwFUgAECsEEMCJBAPN2ohSvUUx7J5KLIRutTfGJijPboqLwWya9/umv/oEVCJ2GJWth6FqdqOKoXMgmGPyRUnqyIKCBS6bVCzNKSKNg/Q3mWjpsioaY026n/Hl2LtRZ8YhRblSwCwipIqQLgjA5orFP1irlqmhWcZGUr0143jGSaUwCPJd3ntiq0py2vs5KbwSZikLuBamOabsSw6PUSrMBza0QU8gBGdOAIkWCXKyEyMktS0gUkaEU8NKEQEYDgCBeYgC0SHFWYOrVip7yKKObrVIj1AxBZ8Mc7JFxSW+qDB2ngwT7wSbu1PkQTYoBwgmMRYXvsYh9LvWk/ZrZMApRkx5KBhwpcgAsaMAEfBOXJXqKGtJt95jJqiEEZIFpPyRDUJTiZmlS6EJIGxJNtixtKBBJgT/UdJ8cE8CeP14ZOyBAAFQTQS0bDLBlUdJQGHyXAk6150BvI/5nKgMtJPaQyzrhYpWZomYyQH5EAT2T4N0Wlb0yDqlMVTy+lWIWq8WZp0rhCWnZTfetKEzm/+I3aphS+dFV96bvnJS+oq5bQU42TarVCOnpMdXWlEem7mpYy144WH/ty2j5hB5vYwDb2r5ENV2Wbj9nqM6SsRy1W/GG6dheatqr7UST+FYtX4hVgcKNVXFLhIwYMqMC5z72EczOABzecFajA+EH19ohKO1TTlORNLQoGsVcLvNWlRDWnQF0J3Di8o7XExFpG4VuyeY0gogrFpcoC/OG5zS2hJLjBO0kq454KU6D41yos/TZOB9fWALllRhemyY1lpJEf8XqmlbvQgf/apvkY79glQT0ci2Z6YxhPWEc6znGOf9WjbjVL8DNyFrQ/B+8pQjrhXNe3rOwRA0MaickS3GYGXrCkAd7wgRbL5lz8vQAJQplptc/Swgsz9VplowsxUCILsVz7eWy5CY557NHX7oct/l4W2dT41RRW247/KZlnhlMp9TjnY4x2FTNLJgYhgEkEAEGAxS3iy2HWx83s0lAPvOAUmeFbHAgAD3ywmWqDrgs/GsacFJ/CnPWYGlre0WPGN4ASklkD5HFyCjlLBgZYo8EjALH6ECC5FCSRzDtCHxjGLPRpFkD9C+CxY3AGRSmeMNtOGT3hmXaoQavbNFt5auNdS3101Cb/NfU0J2r6FhvVLpX0XEXJ6b7j/6mwFmrIeCepcI3ScMql1I+koO0Ag63+pu6o3s/a0AoCvyoCvUoCLbACMbCrNJCrODDUlIoA7U95kg1mjOqtms188C8e6qpYai5N/AhKQo6LNKvbWCQGBGAIbMDc0A3dBAAJ1MCEOiWPlCSJ+EgIm06EEk5QogSyhgUG+epLasRNmqXk5sTfKoi7oghL7C2NLuWCpOVRhGji0qiyOuiIJIXeeM62tgTm2shN/Oq3ku7e7gjeiihUoOUNg0VVtKtVRmhbVMWJaAVYlCtanmi5BFEQk66F/jDktuXfgCW0HjFapvC81Cvf/LCEtAVW/4JQvu7uqk4NpVTj6hhiDx7gD/hLAibgSBhGIcRAvxyJBBwCwQTMADJgFPIllNgvF3/nYPzhwiKN0hgiYjwMxHSxP0Ysl07M1JzHOUqt0S4tIoRvyvqJx3asJapi8pBg+d5JHgyNAN5hJ66xZ6RC+uiCmfSh8i4PELQJKJKCCfCGLtoMK1ziMMwMHvrh6u4xHsQAEBJADfZgDxBMIlQkHp/p89BML6ymzYovKT5KDHpMMp6gouIpmoxmakqiJNDxnSTjDCwvJqhgm9YGK1LiMBKq1QLwxqTqdVZsdnztGZtq/G7M1tbu/PTvNEgnfcSPJb2qAGES2yxG00IM/m4Nfv8KsNdQMsQaMAT5DwB/6ihP8na2ipQGsK3Q7wRN8CrJJytBUStbqnuskiuH7diWzdnIJQF5kgIvMC0x0NqkMtv+h02eq1YcsdtgUFjCREcWpdxsAAaQYAh28NyGALFEYVPkTY4ssQslC1EkLlEeJd92yE5gLlq47eTm0K52hI9UzgupRee8hAgVpUwghTFfaOOMqAsfDuN4DogykeGICFV4S+Gkq+TQZAaJZehc00ZksOe+SDcNqOd6pLmES4x4M+ai0OdCU4aY6DO3SObgSFRcyDnlCDqDrucmqwh/zuBkblPq0k6iDinDBXuqLjYUghX7oZH6678eIhZASQxiAAv/pGAEMkDsCM8V1QU9O/E+v6XtONEswyUWXikLXgDE8BM2VIAHaAEVSmwNQqpzjFJ3ZA8UlZEf6mET0GzHSsIQoEz6eu/zsMwnpgYV6GJxhGIlesYo/uYpAMGcONSatIAEXkCbKBInso/HziAxAuEywKYrICIWqMDypE8h/PMh+CFvdGxt8qFnskAbeSZv5BEXGsGieAwVio/z6mn1DIEnUHTyJOMurIYA1KCjhMYHopHNapQhb6BFQEYmlZIou8ooS3CmnlIE0+8kD5D9Os3SMsymGA0om43W/k92BJDV9rQpq6dQJ82+2CcpZ0lRedKqFPUnaWkr5dTRmBJPJ/BS/y9wAz1wU3VSUzu1Az+VU6MyVEkVbUBQGSW1K8dsLK2ye1JwIYSFBXuzOFvQf/oKunYkBoZAAFpgsNIN3YagBQYTN/nIMxvOCNEkvD6OCwnFDY8OSohkEFkLWkkFTmS1WKrluuIwjxJO5w5uM9MQtjwLSlgzt87k4UJTt7xkiarEt2KEhF6QXT+uMp3Ft8aLW8BrupxrENMLu7AFWKIrX/nqV/p1BcFNtEhlLhsxEiexWhnWYd8N4UAI4dprRz6Fr9KIEwf010jwKPUR6xjBkdiFIljRPGkxAVqhFX8gXY4gPu2Bl4rROy3GwhLrF3eNxfpBYihGZmFHBXqACvSBY/+SEVI7VkEw1SlxjG16TB9W7/e6YDN8IJ7WJgvKgCp8IvMIgBUYZzMio5k0rymSAszMjBKwbBt7hgDQKSkEI0X14QYy4CMO4wUeABXgYZEU4h6q6SWe4gOCdCFmhm3ogsfqIW259vOeLwYexzCswku1tmsGyszoLCb27EvLVmzZBnFOL/PwgR03gwS0SUD3zyUjVSVXkgEn1fxQ11BVN9No8k/T9NO8U1Q/ME/lqk5B0HRljaoSFWmrygH9z05nLf1qDQHz76RI9U1Tctp26itTNSxHcFW9Enqxsnnpj1WnV1WXsikDVUOOVi3bdC3j7wPd0li4jVsUljmVJVRqhR//+MEG0e0E/rICAtNLjWVibdMSLWiPFBNae+iDRiWIGKvfUEWEjG60EG6yPIUzM8iBpmWGaKt/bmi2xnVde2i4GBNd1dC9YEs5q4XiNDO8RM5URJiEVosyA1iLWmg3o+Q3cw6MWC64Ui6FrevmfDPivrCNihOO5BDl7KiHja7oovNZdevolvOPtvOB1rSowBMtFckGsMAAjsAAoPiSKAmKDeCRYMwWBKySDOAQgsAOLOkIioAERAEi0m5A0VgiJEZh9pNN9yNIAeEMJgaNScOW3iGXekA0GFR5qZemCsYiInIjNqIIrOlp+UKbeEwNIvItaEAjuiYpZCJwvRRDrWko/zbCJkaUMcxp9awxEGBCI8YpcToD9/JlHvqhcl7CMkZBFsriITwBFQjjDQTZAggZomQiHlFhatRMKLSAlmkgy4YsztZmFaqWKviGljVjMcCGbQgjaGCCb4rAk7l2E/JGR0HtdycNKMkPQqMNVVOsJenUmw9VdHWN18R3j6sXUOfU0wbVdVn3eAsPVZF3iU91UclZKOfjUbM5UhcwiZ1ye0c1oKWNAj1VoM3qaAt6oBEaVA1aw4i3Ad0qorlZonuKOOoqWp1uhwHJf1wFHpAE5rKPAEhhpGHAV9EtBkihC3EksThu44pwtvr3NhXTXNt1iI8YuwBls8rrWtXrV8gksv/IsEsK+H9RE1ByyKg7iLYuq6jVkOPkKAtH2FTikIebSH298A4JEVioKxAJFoWxUIwYUQ/3Cqf7FRCBKwgvE4S9LTaP62HRSxLNS7sO8wrNGuFYiy5ZBWlN8hNVtTb24V3CmIoHLIyxuB8ELwZ2IIyj+JKOAAjQzpTjNGaBl2ZFgfDgDv6CMR7ojgrwgWcNacR4QBHWAB8p1Xc3VabAZWbuwqD2IhDiVpINlyb+5pogKgJKwSIlmR1Bop2yJgUEg8t6bPVKYCp+Oct4uQFoYcfyoR5gz2wM2xovT+yAY0j1ZhFw4boNSjMOI/O4sRypySV2u7aFmc2mRrf9ALvVljH/6uIiCWATsMwP1iHLNEMkwuwqQLd41dRmr1KqEgn80jgDG/U+W7d5/DnFxLkmLzV8+TR8iRZ8r3l3dXdPezeebTcnCxyeR1evowpUkfeyG3SdozfEr9d5rRcs01l6TVwsmRd7udl2UZcZ3U8nvbfaFPzGbA4uBWit6dLmum1UCCAH4/dXK0Dd5DcGYKAFDiuxoO4dEggIFe5/VevmtGQxlbOlK1FaxjCLTqV8u9CCsbVMIjPjPogzZ8gM++S2RFON9rdRLBbfcAiDG1PjzBWDLPjJw9qISSWOcNjniLPmXG5Q6ojlrlNY3OQ3q2jlquiEuDBPRkU1jfPnyPVJoPOF/ybdh4FYDo8VzDHr5pw1imrlgLpTF4WNiU9jF0yAwQyAklR9sKXAvzSB8ADmAUTACTq</text:p>
      <text:p text:style-name="Standard">AsR2gBAABlDr8v9/5PxPG7bbZ01CDF++7E+t4DW5JaC1bvwV1Jyu8N/jhbVibBlTCB7jbQpkp9bJWKvQWNAytzRxPHjZhQiOykvnG2tmGJBzvbA0hADziJbQARx9SH3S0IeCByfj2XyDiFMJmKvaC2iUnzrI929WAFYY7z0AjoVjPa5eJEnbC3C2gAa4iH7hxacHmBkIgzzZD3jeK3i08stmUxlOtr6NNsoWdTk0etVNXw9vSnE/8VV/nJl98v+3ZUIdqeeUnBNM4v+E0KP+Dl1HlR3cPfI8HtaEJmqEVOlOR/qCVXnaZHsCdPtif/Z5iMefjqgQpmtqKA4VlFa9qzglznEns5Mf9MsiD/ASQHN0OS4SSFbisk7wkdoNs+OWEGKNjkAZ35AUlkQqHuIMB9ujIpFtxWF6VEAzFVe7fXKmxCM4jiOPoreRGrjbdHjc9S7Us/66laF/DLWG5Wq3F+l63mg85f7qyela4VYT78Inm8rnaGhLh3vX3nn/8V966mg5xBVE09u6yt1VxRwxAyT/jQReEfxeEXxd2IR5sQY9lbw92YRz2QBf2QJPyZehTPpstLJX4GQP/5WCoYGdjNjVsSQ3wGBeNdxn9Q+X/waUVqYAWUpRCe+YB8qZmYHvKvHQTFEbz6mJq1GDglbsuzhYgCAgUqE9fPQL6ECI0ODAhgQdq5AlElfBdv37xLvbbtWvfrnmx+oXMiO8BAVo3AAmU+LDeC3j1CsYsiDAfAZYC+Q0keDChQ3w7DTok6PMmQZsrHxqsd/BdRo1Qo0rNSFWq1asXq2rV+BSr1apZuWIcuxXsWK9o054lu1atW7RdoZZlOzds2Ll479Ldm9cuW7liA8MVDBhwXrNTxR7m+zcuY8N/1Xatq1gy48WUo2Leq/dtZcdpN4PurNnz58en+7aN7Nhs67WvJ5eWDdkv6diEWc/O7Xq3bd21V/cO/245c/GrWwtzFpyceeTf0K2+m+7p3al3/Ky/84SPuvbq17lPz04dX3V+10/BELCkgvv38OMP4WEDvg1Kp9JP36+///7/2QWI3SnkEbgfeuhpdwo+/mF3YHf7VXfed9ZB+F9318GjID4CZgchgf0xqKCH6WUHD4gIcogdhAkOSN50KMLYIn/jgVhjdy0meB2GOr6DYYXX+QijkPqBt912KmY3oYQOTmdhkAdeWJ2QTUJYnYUvlgegk95t+d+ULEr5X5NC9mijjBau6OU7Go4XJZVw7pfmmHTOSWWHK+IZYJpt5onki9kF6Ulqly3H23OwFQqVJiNh9VQ8YvSzB0aQiv8BKU<text:soft-page-break/>aaRJqbaZx2WtkmWayyCQGiLAYZbRqF1A8goVrkaWJaqbAGDPrwkMYaqzn6nGqj9VpoWToRUE8+m8iTj0SoyCPPQQSgglBMxeojEVA7CasPUDM1JBMBagjUrUI0xdQQtwV1W4+xBGxiED+XLoqVJ6gwa1NP+owKD0EKWTsQKvnYVBBLatBk0CYxLYsvs90GbG3B9EYkE0PyrKvXZruJlmtpE/+K8cVePaqxxcNV/PHIzTXXKaqvpuwXbisTGnLJHOsKs8qwymwzrzafaijNhHqKG8U6q+ZWZjBbPHTMupLW8mtKJ8o0orI9jZjTG08dddXCVaac1Vo7J3XWpnb/PHLPwfmKctdmn5ZxWUi6eR0/Vr7JZoTf2fkOAS0MEd/e751QgQBI1Pce4KQyyZ2JDsKtJFAitGHAEbl0MoIDJAQJ9wwYHGFAAPiYgMURUoROuUqioPcCBR1IkUECMeyQOiJSXFACIPh0ByZ2/HjCzwI1dHLBBAT80IYUiCBiQAY3iIId75oHkADcEXpCAQiSuOAB9AYOSWd/CXII5Skneghjn+iF7z2X6OFo+YJ5Zo/4eUkeuWTiTpL3oXZDPmme/CpyB97+U5IfhQLIpPDszztGYlJ5/qdAANaNgEgKz5HcJL7DDVBEEsIghQwoQcMhyXAADKEHR7gh/4Sog3XT/8+QjAQ3TwxqNKYpWs2iUzOmeSw6vckhyXYIsp3FA1SiUsOgxOarjGkiHpTIwgucwsOdQUVWVFBDD1DAg32sDVGbSkzGnPgWfmzLJz0Bl7TCCEYxUoQhQrGWwBaSj4cVRVwF8UlCekIvcPGjMHHRik7emMY4Cowpc+wjuJqFRnGR8WELeRYcxTjIOT4LIfBA2lew6BmcnSxRVzQOzya5xU1apoY7XFoTezgzLNIGhljTosu4KEpSGso4mkwaapqGnFHOEpRAm9rRUFlLoHFyY5XUWNAUBbZDnS1kt/FNMX+DTOCgTZksW6Y0o0lNZQ5GaJ/sJda41slWAjOLV6Hbgv8CNcEIHkmC44kbeLKDCsG5pz3tiU88T9ACGLjTPTEgRZDuZ0IhmQAExUNEJzoBOykYoARqwIcaTjEDChxhBCFAnRQkIVCBjiADHxBDdx6Auov+IQhSMAVBC+qCDxBgSjriR3ZaUAM4XCAAO0CESAPKBwkgVBQc7QAfXJA85TloBgh4aADo5yIXxUhANZpO+P4TI+ukj6lKPVOO1oc/BVW1QTQa0oISeKQ9VUdDTMpSVuVmuzRBL0IQwlGaxFMmOLHVR/br0oO+BCfxOXVBJdKeWOPqIByVKUwWSiudBhtYOXFJTnpKXPz2GiUlqWluglpl2L7JTWHOMGtdoyEvPan/MrOAyh+jEgUxlwPDWPwwC/5wVWf5AkV9rAEFPThiaDgTts1m8ld7fJYc4UhG3i4kjHRs5CPR2EjfBveL9GIIE/FoFX4sS5CGFNZwh0vHQPrLkdJ6JHAFWchA6msmdXyHpowmMl/+0pVbi6EtKZY2V5LXZD4DJ2fFxkxn3hZVMgxmKTmrS1pKFpOT/BkrVxvLow1TaOTdJW11k+BrxrdpV0vv1ya8zQpL2MJew7AoL8zhDHf4vgo2FYIBXLYAZ1GHVzvMBFX0NrS6ya9lRWf9rkOAe8JnCH47wRAEIIB6EmA9N25BVBFEP8V11QYAtUMaQqCCEICAeBcgQelEMQNj/zw0CEGYXAhEgAGQGi8AgMBOTqVgBzvELgQ9wMDwJIfRApFHpfzAQQ34UOYOjCANVhCB6/iAiN9xCMkuncBCX4RkPkRZeff70WFFhNep8ofITjKQ+og8owEllU2WK6qGAmQgAYUPfAPa9Jq0OlYfGTCs/EMhAjXI1gLyD4EXhHUH1clqIbkafhTUzuJOPcANnvPXJMwgCIPtQGFbFa9AOvYHK2Qk9vk6UC9MGWUQ00xtUrvEvpn2erc9WbKACgYqkcVgVDkXTfTj26fgtldkBQNUTJEHu7jtq1I8YLe8g7vb1S24enLdRIJRH22U7h+pu+/fTreM9GIX1OjiRYHnG/+5B+9tIn2LRu8ed7gBLyS4JBIThau3v8fZL6deNrb5Wtvk4y5vKKnm3iZumNySJLExLQvzlsPXh/WuMNdsq+6b49KyICeifmlu4I+P1pb1PabMm8n0pTtd6VCfedKlPk1oWp04Jy/wgzNM4a5/k4ZYsbWumS1OYMvNf/+hhI0r0AKBkIIUBCBFKxRiz73xYKn8YfRV8SGCMCBUiPCARwxqYNCheuIUD8gc7GRHKjWoAQmZy8QFfGA61A30oI4/hScIgDrJT0Ct8hPFKXgHBz7wwQFx0KjjbYAF06/uHUiIglABoY8j5fSiJhVF7RwEPw8iFa7rOyuDIH2mrCKIfd3/c/Q+/fMjFY4VhVv9E+95v78sfag7YaLS7cgkVzfRFbFjCqD36Yal8BvWfhJMD4uzP1e5kY+sdbrQYOdv2CiJOrGiBn86HSs+cubuv1qHWVxXbxHmYfLFcyinYFDxWZugBnfUFyIXFaaVRLygWtLGWmsQRa/VA0jTcmAHgJeRWzFxXCRYE/72XQD3RgZXcdTFgiTYR8B1R9YEFfAgR7p1cTaISDroXRoXLmX0b/ymEBR3EMHlKg0GgkHnTQ12Ng5mc0cHYk6IYpvEhAkIc8M0daWUX2+hbSZ3c0GXSznzX134hFuocppkXrNlND2kgFtXWW4ogG9IYR9GNXNYgC93/4d0aIB4aIdkeDNIZ1/PdFlp00kgU06BoiJdgohz4x0GBFWbJzjxZAN0gDc2IAAM8B6XyDf0hArkMSF74lgacgqlo3kKpQbvcHurIwpqAFRH0Ak2pQaquB8LoAfNI3o5hQgj4DzwwB0LsgAIAAeqAwj5cSWJw1KSIAlAQAJvdQoiEAR9RgIlQQFBwAdFEAfKwx1I8IsSMAE9EkBQMiaNdiYnQiSQJiMHAiKb5myWdj7raCKd1j6Iw2lLtVSCxVfqByNpgkIWdGtHYjvAdkAhxGsL9EBoxUDldGsHJEDRBygsNn28NmvpZ068KEBoF2zLVpH840H9tJHLFpHL92uhGP9tl6RtHkOFP3dD2KY0JNlzLHkqQLQJ20FfF9Ycm8AKMCBE27ZuGVgrilBFV7Ra8qYyNZgPwyIsRLksbUSUSamUBkGUTDEsUGmUULkswwJwVamU51KUUMmUR6mVBMCV4qJwO3cW/ICV/fKVAJeUTGGWB9EvRcmWWImUTbmWa7kUwzIvRGmXSJmVSdmUCPGAZehzTQiIIzmAAThfglmF7fWH9BaFxMSHGmaFlFVyNdeSl/WT2QRLMceSSXhgj7mZapOGRKeYROeBVZeSyYSagNh0UTd1rnmagRibqSmblISEU6hzuDmTXweaUYFWLdaIZgecZxVW3VFjQQZkfJOcQxD/AwlVIHr3PWSiUqbmQs1YPR6wB/wwAyGgU9XYJlPCeXaGUWpwi1EGZzCiBmgQBJJQBNcTN9IpZ3yQi2HWifiwADElAQEgCqLAO5LwOyp1eCJAPS4QB6TiNulYPujIfZZWVI8GatYxjlQSfFS1oD1CatB5j2OlkQJkZPODa+A4JmfVfY+ViOOnJXJjouNXVvrnYvVDIxP5m+3nfYAVnTGaJoV1WDgqWISFJ/e3WGbVovwXJW8zRC4nk5V5mJDZmr9UhfE1Gi9JKmeBkoTBS7IFCGdACwSgKvNmF4+iAjxAC+4GW5rAKLUUpVx6prx5Q2qKphkRC2WZlcvCcXhplNrl/y/HIiwcF6d4SqdaOS8cFxNEaYJViadMIZdGmYIyqEoicRG64EXzshSBqpV6ypeBNKjnsqd9uqcAVxPHQkcG0y9yyqdYqVwYs6bjZqq2lUdc2ihmyptpoQsaAasY0SimxaixmhW0+hSyGg9aqqW7yqqoyqbCylxMWqyKWqof2KqOkasXMRKq8qzNGq3SyqtjUauLKq3Xmq29mirc2qy6WqZlGqxgV0SmOobKaq7iyknlamDi2q5oWoaIOVtGuqT0eqz2upvKAa76Wq/4Kl/JChrryq7Duq5PUxjmhikacbDxcLD9IFsNm7BjwbC2kBUSS7HnOhZt4yAtZqJn9SJcJf8nBoI3euMeQ9ACeZOcySkAMZBreGJBbwM3p/ACXOYEdgA6uVA9CSBEDfVQGSCM4sd3IECNcYAPp5M6q7NQb0MgSNafUkYAQUIgosef2+i0ToUeD4AAdgZmd+MFWUs7p9hRWjtBTxsnNIKOE3pXIZo9RsVp6DOhEMppevKOB9ppUIIl+Yg/IgKyGTl9E5lBAzlrsrZsshZCq6ZqCvlqhzshuZYhEtm4XJV++6OPFDm5FjlCkZts6ndCiWtVPzKRneiqIPaTPDdioVmSPweFnFmadAEqvNCATqIPCVN7sEsusZswqBC7+HAts9stVJAFvHC7CREwuYsPqDC8umu8xnv/b7mrvMWrD6iwBhm4CVPUA/cWvNxyvWrQvMy7vNeivd3Lvch7vMfbvMQLvt5bvrKLvpvwApTAvu7bvvD7AlQQv/E7v+8rv/R7v/abv+17v+27v/7rvlRwvwTgI8Gru9sbvPwCwAEMwPz7AgGcv/brwBEswBL8wO5bwHeDu+dLvuObvN+bvueru7gru7HLvLFLLvcWMCtMwi6cuyUcw+RywAfsLAFTwzNMLjZMEwGzwzuMwwoTxCJsvjDMLd57wt1bu7S7xAEjw8IrvuEbxVA8xVJcxSEMwsorvgmMvkX8xMTLwV1cENXbvDxcxuRyxkKMxgqcu2rcxml8w7k7u8Br/8TdArxhnMXhm8UJvMUeDMJ5jMAhjMdUPMhWrMeBPMWCbMVR3MFETMWMnL6IDMXk+8h7fMjou8WEDMiKfMWZDL6E3MeSrMigjLyj/MGfLMqofMqqXMWlPLytzMmLnMquPMuQvMm0XMmXbMmwDMpZLLx2DLtJ7MItDMMm/MK/7MtPbMjlW3aheJAbBJAee0D5oQbIWQEle09+wzfx9DcEIAb5cWx561TY4QkPwHqgwwcj1QlwUD2jsFCYI1QoRSDVEaBJkIzxgIofYGThwTt9NgHKQ2kr1VKFMAFusyBFqzo5C7Q7FQdww8+/c3gk0iEoclR1hXwE8iTEV2kVYlTAF/9VN/I9etd8VTUkYJVq/CMgS1J9OLrRbxI3o1ZOShV+gSVW4tdXdHMna3VY6PdrjAsljGW36TR+fJWj9Ue2Y6KjjVVkSi1W71fSgAIkRHqE+3qSklRtOFSboGusWP2kpli8t4u9RvzF2Jswtlu+qPAOjte7rEAJ3ZEwYV17Xm3Wch3Xk1w70EsF0ktFMOl43JK9fO3W2cu9hjzYdD3XuXzYlIzA+dC/7gvBjP3YEOzYkd3YkE3Zkd2/lT3ZjH3Zk32/jl17aA3YdZ0w+aDZpt3YqC3ZqY3a8Zvamf3aqh3bmA3afo29sqvHhX3bQ7zb70DXoi3WtvsAX/3XxRvWxh3/2GE93F5d1sON1sX71wr13AkT3aXILdQN3YH9185d3X/922UN2IDd19iLCsL928Od3Mxt3oZd2Oy93u7d3tqb2/fW23L9vfEN3G9t3uGdUMUb2tyC1uLd3QFO1gE+4AYu4H8N1ghe4GUN1+/NxYx83/Dt3oE84Rb+4HF9yPQt4Rhu2LqN2BQ+34C84fVN4okN4rytyybe4Rfu4Bf+4ss74S7u4Sue4TV+yTJ+4xwu3zne4yHu4+094zz+4yiu4yGe4od92zY+xO2t4E6+308e5VA+5SocQM08nG0FV2X3Vk3iCaIQA0MQT/TxTsmZzRVwAoSjWPFoVBjCedPYCQZ1/whLhgFVMALWswcMtZ256EJiFaD92QuecNCrE0DkYYy/QyptQiAqJWf9SdBjR84d9XqjVwOIsI38IAZ+frTmmGzyZ2poS1U8orbDByGfxrbn6NEUGmpq/o5w66D79NLO9429to9mR0CR60BlxVWt9o+2ruvqRJA+wo/9B1kO2ZEm/biOS7nKXpHmUWwK+ZzKViSX+6J5x0Lj7KpgeJhPaLpSeLqp64QHBkS7O7xkfbsAboq1veAJpTCi0LswAJO97XjPTS5EXMJd/Ny1pwI9gNfTO9YKLu+mqOHeS99a/L24+91h7d3JTbzr29mbHdkNH9ur3dkUH/GcLdkPv76b/f/wkp0PG9zX8/7dqKDxk23xFO/ZDn/aJ2/yEn/yEO/y61sPxbnu593g4MvcXyzY13Lw/+3XygvyAb/cA168wB3Y+L3u2HvuPf/kGc7g442+To/zwUvgAH/u4D3cfp298X7uzYvuIU/1X7zBYa/wVG/w/p7dKmzCAR7ytWfv9h3LX4+90R3wQAHwwzv2w028U0/Hax/vB17uVB/4f9/XVA/0A54wyiv40B3yCc/gYG/2CQX5Ab7z1h3y5TvdcY/gTE7KyYv5ClX5nx/5od/4aM/foa/zJI7Anq/6/735ZE/6DE6+nj/71g35lz/5oa/4uo/7ik/5CM72t1/6kA/8IU///KFv/Ajvy8cf+sPP/MGP/KTf/GCc/NK/9s7P9iIe/GTP+IEd14Vf+tO987db7s7t9V3d3Wed7lrv8z4//kCf9e5viv4Io7sekWyF5UYyHmKANy0QAzAAEC0qDCQ48ETBgQKQECD1zuGpdxAlOnyH7x0/fvhsgJBkIMONe/c8vUMThI8LD3vUzKBwxEAAMQ8jOhQRRJKDOPAeUOgwIkMCT/xGQnzXAoukCxNEXTzF793QBTXgJF3K1CLLnhk+xNwZZESABDuPSAggikDViE7VnoLX1K1aig7bOuTXlCK+tw/r3p35ru1epnSJ7iU6c+JDvDMtOhzpdOTjmZ7wNfb7/xSf46cX4y4muhheXMtxnVZkDNrp4sykNceVLBp0a4eXX4P+LHPoTKedR1PcTZc36Yy+VaMmzhc0atCxY8PN6PSzc83Bf/vGvPuzRE/9tMfrx917d/DctY8nXx68efLf1aNPH559e/Pr2Yt/X9/+/fnn32/KkmUTKjUICFANAAV8Rx8BBzRwQFTeAfAdAg2EkApWeNkEHwUHzBAVDAUskEEMOcxQBR5UCCEMFHpwSMMG1chQQAHx4ZBDfWS0scYZbzwQH30I7NBFGIFkUQ0IE4yxRjXyeeEFAl6gZMklCXhSSSibrPLKJ5t8kkknoYyyyyux5DJMLrOMkpJ8iiSwIv8RAeRxRyrHLJNLJa30Uks57bxSyTiZ3NJOPJtU0swv6zwzHyMHhBBAHze0cUAef/Twxwxf1DDII0N00FEhJxVySA+JjNDFBwkkUh81h1z01FQTLPVBVJF0UM0GMV3T1CAtDfLDGW1NFFJX8eHRVTUo/dBSXDtVtk0ZK811V0onFfFXYn1V1tMgF8Xwx1qFbHFBDzdNNNEGeRXX23PDTZbaZGe89FMBY3XRWVLfBZHFR6tVttFgcbSXXXrvNZBGbf39NUdGp91XYR8JRnLcdYkkWA0E+S22R0ZzLVVfUw9sleJmD86X1Gj3BfhkeP81OWWIUR3Q5SBhpljNeNWUueb/l2meOecMZb55Z5xjtllnn4keuuejheYZYqQ5DZXYj6GG1OB6PwaRw0Q9jtfab9+11lYO38FUbCBT0wyi3UaSa7rMIFJ7ObtQE8UsGwo6wQY6GNKbFL3PSks25tiyK6KdOpDiJzU8UZyfH0xyYRQ1TpkBgyO+Kuy0B9CoYgQXElCj8MM/CErtz2riA4g4ROmNH9VbkCopuhKTHAE4DChBDLw8sQGLk25YAAs4gCBBFCL/Niw5iiSqa67A9BpcL97yYr4iwKo/xaLm7Aqcucvciq2wxWSL6zDFvrcMMsxuk+ztxxKDrDTJ3DYbsuvbh9/9ySiiPzPY9pfMurNdJH/y/4vf+SLjvsgkEDIL5B//8sfA9jFwIhM83vUIGJEBlk9+aGOMfuyzHhDqJ4T0Qc8I8xPC7binhO6hjwldyEIYvvA77RkhIM5goWYJSU208paulEWFLKxiEwcSlbo2psOOIQsV+lhDCE6EAgeIwFTd2tWitAUphmVKUajCGoM21bAiOupDMNLHk8wkJSjlI0tm9FOX0LglM6nxTG88E5OosMYv4VGPSyJUPSoGoorZqh5ZumMbXzCoLlECjWicEx2lRMc1MtKRf2JjoNjIRiflw11j3OKqbNYwG2XMiwnb1Kvs5cMd1khdYJuVyzgkoxj5yENfuxayIEbLrTWqRR+qmP8VNTQrb2EIUlUj1blYlEtL5ahSEXvXLouVoWZd8VhHfFfJ3KUxUR0rQRsCZSDX1CMvNjNDs+LkOLsmIFJ881Gw8tityEW2cY7Si7HKlRfBtaZyBolHoASjzjj5LDCGa5oq69eBaKQjEMUMH6yMGCdDObJkrapmvaxUjuoJtoWGkZWcpFVGa8bJa9ZLoPIcaUlFik9QoZRjsEqUK0/VUk/+EWcsFZJLDwTTjsl0ZzTlGU9n+tKaxhSnPt0pUHPmLl/ylJqxxOgRAXrQZIbMYipVGcuKaUqJzotcitKqi/SXmIzIryLqQyD1vvo2DtZFDfwgQN0QghABwEAMQqEMBSH/gpzgPAABPWFCYgjwjgdgoAMn8cApJBeCrHgOgZOrHFj28AKeSAElBCAKRArnkw9UZi8Y4YfrMkEW1Q3mHbv77AQo65DJTUICJWjcVxJw19HY5TlveYtsUAOYv6jGLbURHGgG4z2//BZ75LOgBo/nG8pI0IFwSW5mepM8vj</text:p>
      <text:p text:style-name="Standard">wXNsKJzUhuy5fpik9/ppmNak6zXYtgD7q34eDlVLMa3ixmN+tFznnP297khA950aEvc+h7F/ZWR70YFMp4Xogf+JwQhu9BYX7iM+AVAljBC6bhfcTAH17gw4MMrs88ykNC+GA4hRMujyY0YYt4xEMXu1DheCzs3xJzmMArbOGK6WPh/310R8Tx2EM/9iBiTcQixDSesY11IWIbz1gXtvhxjW+siyAfGcgzVvKRgxxiJfNYxERG8h4+rAlRmHiG/Tgxl7tTZSDv4cY6DvGPi8xkMEO5zN0Rs5Ch3OY3M3kPVW5ymG/s5ljYAsRiqLGGD4zhAgdYPvrpspfJEwsGn3iG4gH0octjYRKfuNCGJo+k0YPoQiMaxR7UtJ81/GkPYnjS/dB0lxV9nlE/WjsWZrSA/bxhBb9605S+cIopPJ5OoxrTtU6wilOc6hUHeNUAlnWtF91rR/Ma1vc5dQpbnWhbc3jQyL7PlutTbC9bu9qgDvasl+3rbys73Nf+YLnJfe5uG/843dQ+MLpZ7GxfY1vY6273u99j6kp7u8X59nY/xGDo0ATwu29bL2nIypoA8oYSbkXI3VowhLhiBLpwmW1dNnsRlrgkAMExbFQ6IVnISa4lubjA7RzyV3j8AARwiMQEFIeVXJDlIWqzQRvgQBbSwYOuT8GBVE5CgqDQhQA8kYQL4oAZApTEJ33oQFI4kxaZ3FU5pFEecAGTlrhBTzC5vXrz6jJc6rAlOt2zL2E4UxwBjg+DiBnfAy2TPgUuxn/5g58Ct6u+1Li9fgH33/za5tz9hlUzeB/KAxHoNvwR0O0QNOD6GrhAw0tEdpOnoOM32JcEXm8v2QE3vGWI4mm7Gtz/JkTwn0v8edTHUPXWliF/YKCGcYtb3s+e9b4F7WJ1NzjB2hZh7Hu/YG6rWN65vzWxY0384vt+9shnsLZfLest0/747Bb+pkk4/OH73sDFfj69pa/9ziu/9vOecPbJD+/k6z7c5q+39UEf/niLW/zSNvf5py/7btt+2cvvN/XPE/z0Mz514z/5a7R54z53M7Ze87T++z1lY8Bx07/xqzcIrL4IbEBsuz7gAz8O7LfsM8DTC8DtKq/5OTyzSZvMsAjNaxtPaKu3qoC4ggEBiCvc0R7ZwbzoyY3C+TmmQIIdOAIpICyVYKxckAThYR1RgAcTAB6fSAC8AJ1OKDnVcYgY/6iBIyi6owMsCggCA2ACQFiKqOCDTMAsAXqAxqmdskgeUYgKSbADdii6G0ic1cCL7aEtuBCN62GK3sgLrPMtuXALsPM6yYs6zCsuiHgO52q8A2oM2Wiu/zGO8okdhFON2tgu70IO65oOuZs66SKO3bCI6Uq7wwOrtasM5Xgu9qKu0WgvtJsv90KewKuv+tIu4QCct1sO3uA8z4s2/Og+0jM93qu20pO/ACxG84Owd2ixQNNAB+y9CmQ99yu/Ddu3RgtGBOO26Lu9/9u/9dvG94NG2kOhVjs2ckS/XRxHBVRG3UNHbxwwamzHZmTGX6zGb1zH9ttGdpS+QdPHEIQ12/87tnQ0R9GjP3bEx3pUR25EyGwUR/f7R31zxgybRngEyIaMSPkIvn08R9XbRWL8r3iESHtssHcMQQ18tu8zQAlMyfErSJb0wI0cRo68SHdst4IESWY0yIUMNfXLSY08yIiURp2MxqDUv3D8yaF8yI9MSqL0R6OUR5EMytUjv2zsx54kSaYEQRCEyKJ0D7O5DlMMuO9axcJ7G1BMOLUggIcjiCUwiBk8gRYggNjCDc3arcIQHHyoCThAihDoAQzwig4wgKKDHDUAA8qRgiNwiTSwAjTYgQ6QBKQggdoAncM0AAcIABFAgSCQAilICtx5hwWIgry8gOHpLKkwTCk4hAz/6AE0aIMjgIPQOa2z5AlEkIQRKIHIcZ7YSoz5qrqvax46FLvkqQ2yE7uuw63fMiuLqy/tSbvD0E3uUrvO6AzbaKD0QaD++TvIKEuyysT2Uby6Qzz2wU6/KyDKQE65JLxFPKDLQ0/Ia09FdDz41DvDuEHJmwj6yaA8zDwWhL/UU8cP5EWN/MWA9M+o7M8CncnWy4IXgL3OK8cHPECqpEp6/DZQq1BeREimNMeljDbek0AIjT0PBUD1a79gnFCJ5LXuiz+oxFAEFEiCtEiQxD9iPNEOFbatlMgafcoSdVGUnFFu7L+b1D4PzdBmlEaVJNKrFLD8K9IJ7EUlddEl7cb3/7u9Z0Q2aKTRGC1Kh3TIKCVSawRSmLzHlQTKCN1QFX3QrBTRKTW9F93JJuVSB4RTOX1TOvXSOo3TO2XTBtVKbUTSAqRJN9VQJm1HEjI4uUS80tggukOv9zlUqKsHhnuruKqNOyQf9WoKYQmKUxi6DoADRICDXOiE08HMokuJlUCsEXAALPjU2eSD0CQBiTsF0HGAHZACRECETECEXECE1cIQiIgKTxWe1tEDpHAAEMgEOICDTMiEj3OBDzgL3LrLlZsKEiiet4G6tVie2vouwRCMPUzOPtQtbz3OwOieQsSg6Ewg5ho8B1K8dYW7VbwL6ZzD0nAN1CBL9KpXTdRX7P/BxPOSjrL0rvE6HsHzjdvCq/2SxK+cuvhyxc2AxPQqO1uEi/ApuOpgm6cIUPhjt88b0OILPfsrRpHFDwgjAB0tty1dU6TsU+db0xpFwKkUVAptUj3lSD6tSQJ9SAyFyQKz0J2tPp99UQs9UZ2NUEFV0z+NWav80qPFwAYcUaYFWYF8WZ9M0qZt2istPS7lSSqdwKy12ar90ZckUIacNnCMygzNSKgNyCQN0ZCdWal0ybZd0ZXVWCg92ZKEykCl2ZYEW5lUwLkFW8EdUR4VW34k2t+7ycOdSKFMXG1UXMP90UCbW6Q1U5zMUg590LgdXGXMu9xgVE1MG/xhDdlYQdz/IAC0tIEhOAGIe0sCiIn5HImKAy6oiw14IABGaIMOyAUp8IhSUDqtcJGMq00k8AI70FUpsAOwkA4tNJyf2EIp4F3fHY2R6Aqy+EJ+6LmpmAATsEIp6IQRuIAnaJClwIzrWYAfdC1Gta2JYEXDsDhyxbp4fR74XYuKzcO9MNfowNTtyddBjMT9Qg3i8q3FY1f0HCvL8M4GUmDLa6DvdKD7uSAExjvpgAsOIs8EXmDsNEH4fE8HiqDHC+ECsqsKsrvLq8sBeiBdRNkD/VkWFr2OPVmNNVAabmHV4w8qYFBfHEa3dVN0hFOZLdq8ldoexlwctTVrHFKddNsiztwvdeGZ/83ZwVXZeoRQKOZTG1WheTzTrATGFMPIfhRQJA7TZTRSMaVZvYVbPR3aQaXHIwVaKg5TCUU39kM+9lPiI/bhBdw9Lb5ZzM1ZFn3amE3Z+kPbJ3XZMQ5i6APTRW7ZM61iGYbkwlVJSnbJSo5iS85kTN5kMyY3pX1KmyXkddthRcZiOP62ERQgscpgvKMux5OJ3GgOh1gKDmEdMRADaI2dPTQOi1PBtoEHxbmOy+Csv3IRw2Ksl/AEtliMeUmvy/oJyRCWUwiKp3uHKYSQ0ALWpOAHNbiCi/AEeECLQhQFHxwL2zyg993f+l3OU4Qt4FRBcO2tttNDcrUe4xpgx0NER/8UT8r4jEd0vN54uuuaxIQFL4oQTn1VWMbAq6m71nw1G4PVzxU0L9c4RbYpuON4WIg1DvjiRM14DsCxxUqsReh4ROqajAO9tSE25JdU6dEbWZimsHjgD38gAE2TY0QO5TQeQCoOZP8D5RgtUjye5Dn+WquFUSaGYSEOagv04pW2ty/2YhAd1EIeW6wFUPRTWx8FXMKVZDE9W7Id08BdWgokUyxO4pzmYa5mWzrtWZ+MYZmE67DN26TFU6bdajUWUs1Va6/12E9+N6qd0U9+R7ON48klaq5da8XuaTJ15ER+bMeO7MaebKykbL/eY7Qua6Ht47CWW7PuWsj1DrCUS1D/LGixROftKth0Foo7JMQLgrvCKE/8wsGHmMK6IMzGimVltmaMuA3QgWahOLmL4CzqCIq6EAXX2V7V+QwMSZ614C0RAAFEMDpUXA3ycS/edGfnfp6IqET4nS087FavIzv6yi3kaM7CqOinq8vNuCDZXWDDe+BX1uBG7U4INqC9Y58McjztRCAA+tyM2E4TZmX1/GARXrwCBuEOJmEGx2/8HK+yWmGl9sg6fukanmsbrmENT+l+wGEddurJprawVloT7dG4bmm+tesxLewWbVOjlVqxDlvNJr6clGLqm9zKzlEU/+GUjtqftls6JmsWN+OWLdvPflqhnuq4JXEjxr3B/3banT3sQRbGDqQ3l1ZyTIbiIZVrtw7kjARiRL5kKvdItr5GyKbqtMbp0HviSN5xtS5xrobzvQ1iOn/xJBdzEwVsKCfrLL8/zI5xt55x8hjB0vU7xFtl6bCf80SvuKkLw5LDOwwfqfto9gZooRAFDjmFyDEs1jHmGUBVmMCIu9oD1fnEZ34t1lkRCNF0a1UJay517U0KyvIqUTAstvub4Q2AyIHf4wFpba3fhRXEPcytPhTgcaUe7Q6ucy2uuqOMAB+8yGsgfRYg9GFYHBSfTYyLkQ448SJdgVWNa6XFgFNoiGb0vyNBcmferwzLAHbYjnZYV4SOshOg1lZFdi04Ov/kPDHewAy/3Apf7CqPaYH3Dpo22TiOcwz/Pp7+2SvewCmv7D6FakN24dBW6qK1+CP+csEGcR5/0r+uc4B36S73d/5s6QpMwIO/2xce+Yf32KsVdPoD8rJO2S5uZLqd4RW3YZyncKBO7EymeQFMwC72bBuP+agmc2HM7DN+cpmn6sMeY63+aTZn46OueqZmeMYuXK0/8xx3eTTd05nXcyP/WzRucbKXD8+VSwRem4hu5dTWoOWJHuiqCPdm14lwDHHHLwqKulx36IFt3tBJb9FSO7pwijCkiuTQHsQjkhaQ7gvwgb/CRfC+7vbGOuYBjN8cafrNC8wXxD8MO3lvnqn/Y/Zrj2hC9GW1gzzYdmD5VPS5u84Dpm++I3D9JquwPJtGtE7r1E+8q/sOds/4BP4Mtiv6xCD7Jq+zu43ckHCx53CY3nC23nDp7/fJ9fClztoWx1smlXP/4rMY64d9+DFNWI9YqDEyA39bQOOiznmk3Wsz73NSJnILD/qrVnlPfmzKBW2op/6Sx2ukB4h+AgXG61eQoMGECAsyTHiwYcOBDidKhDjRYkWJGg9qROhxYMSOCkFmxDgyokmOIi+e3EiyY0iULEVyrLkS5subN1Xq7GmT58icC1sCbYnTYkyWSX+SXJqzqFObGXuWVBq0KUWkWHky/UjTqNWVJoeKHYpR/2vVkGZdSsXqleLVpFXfynUbFyzZu23zssW7FW7KvkWp4iTb1epelzjf4Xvn6d2pd/wg43v8zjFkzJEt45t82VPly/giT+Z8+RS/yJJRv4PHmvHl2Kr5dT7dODPox489S+6duvepGRiOGAiwG7Nnz6fwPaDQYUSGBJFJr5bteffuFjUkFZoganXy5Zdp8+M3Y8jz6GIyZ1btGzzq+JN5j1ftmr78xvFjn2ac+nd1Af6m2mjtSRaabu/thqBmmB1XWm+5tRbbbezdRh9msPVWoWWxwcNfhrFhCBp/nt3W4XgUOlbhgf09Nl1t7mFoYoqN8XajaDmqyB+LO2rIo4i+1f82n5AzikbkcfWN5wlihO3UpFZoOfmVWm9NeSWWWUK0SRb+EBDLVDq1FeVfPpUJ10ch7dHPPmJQ2Y8ucrBgAwy2sDkmmn4lViaZeH5FlJh5KlRlWldBaZdQQvU501F2DZYmVYRq2SRfUpo5lpWGXikpX5EGJSWoiIYFWKCZKkbpn6SuFWaggQFKJqSLRnWoq3MxKilXqjL6JGG5skrXU3kO1pWsmr75aKm23rWWr8Yy+2ahyHr6KKdVHhbrqdaKei2gYWrbKbfhCvqqp4WNWyysmjbLa1hjhTjZcryRuGFvn+HG4nHi/fdaZ+Kx5+CKj3043YoQ0gbidAOyN+AMITz/F4AoFY424IfvNNeBFBl8QLB7+QInmSj8aCfJBRPwd4prSjaHQh9tIGLKBSR8l+J88RUYmcSyQXYfzgBC9t/Jk9mIMmr9lqgv0uP1S6RyOjJG8NMg+qficu756yLAEL6I4IkNJvhZaJuFKOFyup0YNoNgvwiwvaCJzduH8EZ479oJil02ZVsnuLeDDPK9t98Ncmxg1bh5baB+K4LtWKu0jpvlX+iWxZTklTtueUdcUqEGtmjtaW60fiVaF0JigMHCEonYsI9X8SzAQSVmMADDPGCKrmtdmG76kqV67bqqYM7qDvqtumKJabOwUv675ZyCXu2hx57ZfKPaLqrsqebm/0pttsU/S7r0iX0+6/DATvm5mZB3r9awwXcKafWkXi+/o2BBRS76Ts4ferpjOWVq7kYVP+zxD1XPCp2ttjc6PTFQfA1coAMjCMEBqgtVtQKe+jpXv1CdLyGxcdvHOlS3vMFGXoqjjNyCNhvW+OxHP6tXf7AmsBYdqDQXCg4CiBMAFr5mQpm5GHSk85vUVCxpE5rPAmqQhJKFrIcAYo5zMpEJRMSMH+tBG4GKJB/5+FBEKxTaae5zmhYuzGYCWuG/CAYarSFnbja0W9YiVJsEgTFHOAuShjpko9s0Zl41Eg2K6tW1EoHIjzS0l4Z4gzeCyW2PhMzRwQSJI6mxqEcasv8kkDQUtyEdkZM06iJ5kKOfpjGpd5OiXvn0tytpZbCVx7sIl7z0q2TNL5X42xaiTpc6EdhDIroA0wNWcAIzCKICZxCDJmxHLm91L3jFgh+0nCeqMzkzfFkx1v0uJ6j/OSt7jcvgMw1lSwp601TTEl43CRiqWlmPfgBMFLvSpT37CatXxXuI4zTYP21ekJmByeb0qEm89C2woMuEpz+1eU5WpqqcyaunOSMHLYlCznkWFScuwZVRiHL0Wx1d1kcVOE9pzrJb1ZSclYCCrOXJsx8nlJuJOGMiE4qNPx57YyKtdqC/yYZBNuTNzX4GNaE6pmEPqyNRWQNFjEFBOleLzIf/OLO22OBgO0wUzX6M9gLnwGEEaSCBJZFEOKlhVagA8hkXreMhLj7xjPWxEXjo9S8NwSiGKkJqXf+VOL5prUBfY5DYRLiiwH4wbGzrW2C7BkKzMQaOawyS3KJqOL0d7m6D7RvgePq3wPFtcJ41kGOD2h+YOoZJ1gynK0MnhnisKR7xIIAI+oCCENyAdRpZ02rbJIYYoAEFKCjBFTSBSn4S13ma49wtz6LK+OXPd+Z7AOpUJ4tB9SMW41gB7CqBgBgIZLUIxR09GVqW1v2ugCoxZXkFas9/pnO93mTpPQX4PQOWS3coRWB8UYvf+SqQe+N1bkMPCt9+VjOlCCXf49pL/8vdpRa+3ezvNG+3zui506TjS+53F5pezI2KmxjFU0sLRUCJtrR3JjYeisGn4gcCS4ItnuCLA8rc/E5QvASd1QEV3JcPZoY2Na1siCrGoMTBq0L7usx9Eue0pe3IX297T4oei9VTEEAfBAhZ3/D4GHzg48oEeM0MrXajor0jZFdWq5IcswdPgKYxc7zsHZkGH54RiUK/6VfFxkhmovHIPvtZzdCGRhnb0DFgojQYwEb4WEQX2oVXgyEi8cjjRBaSRXleXJA4BKJPBlKRminQwCQN10fWJkV/BBEmc+a0S0pNznF7z3xYhKOfrvBE6d3dcMvnXU1oArYs820AbuAmiv/oorsxCIFvUVCGJ1whtc5275a69KUMT86CjxvwRtWiy0Tw0iOu1cQMWCADGdhAFGwy7fKaGSwSW/t9FCUoOd9t3ltXkHoJvB27nkRSfVN4oqq86EA1zD1W4orG58Ulew0c0ZEmON0HXXiO7Y1h9tqb4B2uoIgfXlJ4L+uhGGwvttEb7+X+F8AeFS9627nvRlW75QxPKMyD9dCZr6/mMcdWSR1uz5efNJ+fCnBC9fuuAsnrQheCzQjz+DEIuac1HZsbHBsbx+MEdTopSxxbRSGKU5C5Pqkp0Ae/w3X2UMdj8+I6P9RwClGoocdEBTS82EywozO9PWC3ZML+jFYi2nH/zEBr4VnR6Jse9hTVQ/WXkVl0eIkR9rGh3TJiDd1Hr4WmbXQrrKIxP1keL5ZeRCr75jeDtrr5dfMSymyiU7/ZrX2WY6XvfF4xbRnTzjvEzkaLcF8ggmQnO9jDJsk+HhADDPDet8AVbnGTz+GVHJd3Pi+X+0DeF/Nt2wbT9UosYtGKfsxDEwLxfqbYSU/17Unk0Ut5wxN8KfrZ2N8gva/tJf7veur33RSn737nm/GA50WkAT5MyKGY/f3X/QRgyTGYjm1cReHfe1UYM1EQh3kYeLEchbUff53WxXHQNt3bBQ4cgM3YiSEP83hP/XBgCZ5g/02fyamg/4kUgSkUCX4c//nJ3C1BXLUhHdHdi71YVoeA0deg0MI4XeAVnp0FCNXoDNOUWhvhB9fpi9o9Ws3AQ3kgDFwRCGmMEshIBgGoXdtlxm2kzGqowZWpgRg8ocLoSw0N3r78R6ndkNepkHKQ0Rf5WZp9HYEADhs9SMEk2uuloeO1ER/ZlSNN2tHZ1Kbhi8TQR+WJ2gmZWmER0l4ZSCMdUhc5Io6Mmgtlko9U0o4kIqyl4at9EhiF0g9aBmqUUgJWW64JjyY8wBkQH8uUgAkQn+95BRL0FsuEgApQQB+UQQ9cgTI9mzCyWzzEEgGAUwWeCzFmm0IAU3TxklS41kCIwT7wGvLJIDTBj8TpXP+BLWDBDY/8lVPy3VtzHWD0nVK/qeD8AZw48ttFSdM3sh9GaVTC/ZwN1px/XdzHWdz9PVMA9iNxrV89NmAAEYoFGlSl0OC6LFj9Sc+kpA+EmU8qoh+Etd878ls8vZ9G0tzNmRTO0WBHcgvDHSRAxeM2hl9GLp9L9WCPDZIkFdaPSV1kUUbTBV7cbJHbnd5OOd1YvQbHiNHJtJHZ6NQL+eTU3NRcBWHNkFZ/NB1chVLrUVJTHlm/3AbR4AfcxMdNQlKtAdrg+YhTNqXO7AhQGUgMWWXqsRFhWR7ezAvZZBnArGXkleKnMVZctpHSkBbpKVrpLVJdqh5nqZ5gwhGMRCX/YVmWU8oUZNCe8g3ju2nCbmFAGQTbHswiCtTiUPhaGZAAKfjabwFjBzZmODJfFmxOaK4cQuyDa4nBLrDOHqhmLOzBHohBbknEPsTmPphbd3lfQQwbR7xmddlWdZ3OCUiXt00jNc4mmxiG7bCWaj5n9rlFPAinJojCPgAnyn2X+Y1mKo2TQGpcBy3kP8pjAcLgOvrO/swY8DRkjnUjNppTP7EjNI0n+OgjAU6U7d1jsrzSs+VnjXnkurFgQDqgTKDkeOpnOp7mxKnjVBRkggrURZbYCIqgBqagCVooCqYYi63ghbZb7cnjix3k/5EntZ0Tj1HHj8HeS2neaLld3fGk/yDWSNONZZCEIhBOxqW9SKzp1Rt+HnDECNktXcGgaBr96Gss5Wfh6HtIlk5iyBlh5Z6Boc4sjeAN4Rz+3VWyEJMR0X4QVqwdR6NRYRHmiCGNyKYVko4gVZlKjB4JEiJ9YU+tzRXKyJkaWQl5iKTpSKptoo+QVazJGaBaGmQZ2g5KBiq20ip2p0IQAA8ImyboggrQ4iywDk/cgyGwASDQJgH8gLIxm2M6pqwYYzCeJwe9juoE3wpwgQwQEwPEgCh4V0GoZjzMwBScwBIIggwwgA0cI2SCX0F43wO8zriZQSWM2y710kEswAnEjhkQUyXMTj8Ap0jEQrhxgAzETrHqKv8MgJ9HgAkS5BAfuMAHmJttXY+DWdMMlqdJmqc4qiQ3iSg2qd93+idqsps56th23tq6nqvNDWA0lmhKBqz4eRS6iuYyAuRo2qv6ReTDwatEvtM+IiB7nmMHuZe8BWh4KmNFzp/LUWDAhiQzciRIjuxHliyA8hx/9uvBWhtAjSS7vlQOYtoonmgj7iGR2seTwseAIKkYHZlnAakaHYkkGlqHFA6KxgiRbNKcjiV18J2PwdDa0B0nRWUm7oxWCt7EdN0LeR0PHY2gw</text:p>
      <text:p text:style-name="Standard">WjNZOKMiqVtEBJeFWmFtGVo4JRcDiWhco3oCRZfqs3mseVhhdas5WDn7a3h8KBfBabZaBbREi3/FhHOzQRVaA2VvVQh7Q0XqP6OGLQCba6WJtiCZQabbg6KbrnJa3HqZ/KmwSaqvA5E87Hrfu6BsqqOHKhqsxKrGSTCD5CCROwBdC2rIAhCJdyuIDBAFvQD5w7EPiyAqlZC7OAu8b6uCAin6yyr6zarAMAAMiFfRAQTByQC8RLv7X4DtFbJxXBCEozAG1xBPPBaxapivLpr+tWr+XIjxxrUSe7rgzaOyjFgNyIsOimq/6Tf+sLYiAadzx3cC6obOepvgz3kMJofejogxiokDP5PhaZgOGVn/DVwv0Wo891XvFkwhdIfBz/wirkYh2boB/NvC/YceUWghjrsrwAkgh4L/80WmWDdzSLm2Q9CVWa8GtTcmRfyRxGJrdElIWm92tttZY8UjZwRqW3kcE5C2R0xElENzYBUHaxx0mb5KdJAaRxmURl9XXUYTXVcsVbqrBGvxk2eYd8gyZtJmeLVKY/ZqSE+0iMKrdKRGqYhWaXBseg5MZ268Z0qjSWSFSdq4p6uWqACqpvCkJImyOSpxqEio+i23OT2A2/ewyumQS1KxbAVm2b+4qh+KqJCiTG+Ui0lBOoWJwNwAO7mKgcQArFWQAz8LnSt6u7aAAswwLUmwvYOhC0I6+0SAgOMAQMsAfFy2y4gxAJMwS+fsgwIghdAbzAehC68DrHmKgOcsrU2s/9ixMIC7AARJIH3usAoyEI82Ik/ytf+iXLBfmi+gqB8vesnUyyuxe/o9lw+KuDF5l+7GhxD1m+3qHD+GKDGtY/9wt//hu79KvCIOig+udJCfizAuqx30tt+Qt89p6J6Yg8CR5i7bTTKAqi4aBRIh5TKerRGL3DK3twquls+Oq5GYEYVCpJiOmLSIZ2QJkxvXB2W+iySYqnh6rGB0PC/8JUUx0tOepIeW+XECOF7xFmI2LGcHa7raWLglpF18MvP3BAbcnEdCt5WNtmPYB2N/qmO5NWMNl4aT5ZiXV4fjd4JOdbYXFYpGpaEtE3pzVpLZt5hyjUJJRbqCa5fR55h0mT/XBqWFvdgZzTuOPbnCE7FHkTqZYbCxtnCpvqWD6hBMRu06NpY6T7fRAuEsmJvBZiAGsTCLsyAqnIbKQCTNMsAD4hCQbTC6qZO7IKfLcyAOFzr7MRCPCDTtvHA70ly5fKassoO9D5FuC2BGfwAJSTTONhC8HkCrGpELDxADiVBEoTrKFRj+abzym6wB6pwBlp0SOtTQasrZwscPc9zeGPb/u4v+8KnfXJ0QzfmcQbwPFGgoio2Aj5u+WysBGZjeo8yQJcwQc+rxpb3+aXvgiJwO7l3Am/sh8ZYCGMohacwCQtoh+4TfcegeCd0DXa4iNG0DafovYjeH/0VkZpIDhMl/yTZlR2loSE37RdHEhv2Gc2k4YjrzGxMCFEnSZASjGTdoeC0hyGLFd8cIoCIkVUCzduN5ZG5FU9eKQ+t4U13rdFmzZvhlJPu8NS8cQnhy5m+sdHZlKxdUqfxiGnQiwwvrR1Dkif+0Y1gEiAL8qplUtJO8VPLsYKMzc00crpuOH5/CiXT4g1oUDVOdhkAlyffHq2IajxP2HQubyUswewMmxgE0zAJgDa4iWnvkrmBiS5owutoFwyIAjCtwLUKABVwaz9AV+pYn0OACZi4DgfIzhnMw0kUhPCagTF5n52ABOXogi3EABaYwhKRwGUjuAX/+UWrM72Zd3q6M0Of86PTr/96r+y9rtSzS7SBfrhDRxx4nnSqRDCEXvQjU3BmH7RIHuDAXvtEW9x4S6w5O6S4U3RFw6s8zS9DXWTHQt/JbeRIf7RIg2xIkxR4H5h0bnjB3WfCFsS7tKTMFuLhaFqRwfBSz01UyfUc+VTVSfHT+ovcQJ6XDrlP08aDDE4KZa0hh5rStGkS2p3raXEeETaSiZnW9hCdBUigdfFZdTHCkNXhHRGU6TgREpqhqeXburXc/q1UHY5bOj3n9aHdLsiNg95h3qWK7i3XaBbgEi5h9vRYuXXhkGkhInbCeiNHkcU9ODZmYpNncnK6n7uTlO7EKuBwVzpBCHeq04Ekvw4zx8D/PLhWMbfCcUsXmMxAKuxSaxJELGxb8irG8tp6LPjqQFArF1RCBdgAcoHU9xHEA8DADaiBaiagQB84Bm+7+hZsRHsswJ8kO/tne3d3tTtcvuLvevNfMo7Ywyqo/SLoha17C3c2x/H3Bka4MsI3SyMYCLu+g0M7y1awgtOn9Ol+OoZgB3tohY+whJdwhm8o9ytsSnP4wTPsA6OjSsBkCNHsCA2iXaa4jvewkjliUrZokecgVcahm2aRWJOWTtUGDgPEO37vPL0z+A7fqXcKTyU0OLCgQoMFIy5cOBCjQI0ZKeKjeHCjQIn8Tg08WLIkvoXwJCJcqJIkyYcK8ckUabEm/0qS8ESyjFlTpEmGFht25Aj0o0mQL0HyU3mwYNODKj09fbg06kGTT6M+5QmyqlSrYQ9+tVh16MCWA62y1fr24dOtS6catAryrku7dJ1m7BuSp9KrMDV+nHjWU794/Rg3dvwYsmLJiylPtly5cuTMlh/Hu3cGA4oAs/ZJZoyZsSYCP1CUKXFFU2TZs2nXlo0a9+RNWfwRsN049+bc/RacWCJAG+PE/faI0dWvVewHK05U+qFNzJ49scU8YCFjyXVbxDlUQgCjn6Z48WKDYbEkkQ1Zp4ErLm6GQZbYptn3m8HiBDMSYeAMfoDbwzHMStNEjH5K66dBTWK5jML6NoMMtf/fNDOtswo7DI7CCzvEMMQSE+RQOA1tW8xDFS0sUcQTWVQRxAw3JHFDG0nUkbYZZXwxxtte/DHFGYN00ccbYfTQSM7qAxLFJWuMcsomq5SyxQ+H1DBJG6100kUcnxSSvi7DHNHE2njkMswgh0OTxiXBTLNHDnec7cg6y0RTxC9P3PPPOf0cs88t6QOUUDuVPHPMQC+88k038YQS0hz7IUgui7bqSimnDlMoq8N4UsgpUN8xqyCeCoLoLI8EcrWqVYmatSFSLQJL01ll/WiooUYtDKheDfp1IlcHCuwmiZDS69RXiXKIIWiZnSoiaGFq6RSfQCpJK51uKmukcOOyaa//W+saCiFZ/SoXXXNVAhXWZdEiCNNiqzUM04o6OmxefHnNFypXTSXr36o6fZVUgentF1NT4XV4YYA/mjjijiieWNpaaX22I4gbohau5bB8k9E7zSSSsXtUCC2AGxo89LF9bFkNBRRIuGLknCslWcXdqFBjT57JvK24SpATY7wnX34ABxnwawHqFlaAegUuTkjkB1LYW4ADGRiA4eXGvINPBHsajee+r8PmUJMZplhCEEHMqIQBEwgQo8G1zz4zRqF1FnROlEsOmkpF2Tw50Z2zRPlKJLOs1HEvnfSbTi1BJLxRy9M0M8lAYf5b8kj5zhzRzkkf3HQ9B/+NZM6xRNRR/yEVL5JS/rQkHHLDcQ8c9NqFXhPK3SmHM88pGdfc9cYVTfHHzye/ffkom4++yeldd/7y3mmv3tDRBd989cWhsmhUVz9tmN6r7D0JYY0MQon99xESTP6lHDpWI2TV6imlmWACyiF30Z9GEoatdVXEKaHa2EYUxi+irAsjQOFIxd6SkXCZZSXcukhL6ucTcX2LJbeKibdGGJP8YctaA2PgrujlqaUoS33jmwr9FOgprjDLLcWSCljuMpf0ZUp+FbFVSzDovrf8L4b0wwtdnnKXvNivgiGBoPuA+CpWZWVe/EhM6lakvcXRTjafYRlpCjcjmrnmClwMH6Nmt5veTEhNcv+CUWmKJgA6tKJBPloPe9xzgm9UIm6BlNvczGCGrEmIa2aw48viMSH3wEc+tluMGNJ2hnnAbDGxsMUDWsCBQn5SBj+gRGVig7jcYc5kqNOd32anO+cJr3JgdGXJhhdH5d0pcq9b1OmCZ6k87fJ5wBtaoULHyzipTnGYBBz4Wrk9OTYzZ8Oc5aS+9yU1HtOY0Hul9xbnSza2iXeszGXrkMe6WRZvmsiMHuwKFztTrnOZ8SwUOwc1tG+KqW+9Y+c2ldnKVKaPgEYsCGFi2K+7GCxX8IoLC/cXK0xBBFYBFVZamGUqqszqivTq1f1ylZVovaUlSdmIsK5CFoJGa6KzKhf/VzKGkY9tUDDZ6pa2Qtit+Umkpi6lC1Mq2lEJhmRbDpGfVQZmrIjBqysFq9fCHOIvjTKVX01dKq8i6sCiaOR/+2MVUlulr7N89aoOxdjFJMZUsqYUpS9R4cNuxdKZEMR3lVtjPIW3h5WJ5gaiOJ3MCCCCmvXgChOC5mB59xufAQ2WcVRTccJDB03sR0SPJOQnKzE3QBbykLq4jxdgsJ/GPDI+89FMJeH4OU3YwhMPWMAYCFHIRCyhAjHQq2BLl0tvpvKW3UQlLZlUWFvCqYxe5GIy48SjU5qzmNYM3PByl0/ZPVObwGURNBObTmquMp3XdNx251onyR0ve5J6JWFr/2u88npxvHIELzN1qbnnKreWWzqSeXd3vPWGF3rXo17mmCff/P7XegCOKyzx29/dcheVoludMO2CwK9eFGJkUcq+Euqsp77vKRqkCwdP8tMBNrSF7zsYucqFPwsSkKUuJQlHw5LhAJpYozeMCIyn+BeyXsWFHzOhXby1wbuESyY5GZa4cIoSbZWQW1/B1sYcOkFVPXSnHHbhYcQSsB1a2S40LDGzskJQLM+PfUJsn5fj0pQqusWH5VqimqFYl7rQ+KfrMjOOI0blhWxxdIR9VDtlowkximYWCFJues74mtJ2d8Ggc6Nvuii6y9URO+rpkHQAZEhU7GIf+1jPHvYInf8Ice04naVPLP5DNrNlCG0Byk8pmxcbW8TjAW5zmnWoEBu92gm+j/uibxvtTdNRF5j69C/3uhvf96o3ur2mL3D5OT3ccrO3wlQSMYM512vm2ryDHrCe45pc4co1cbytZvfEnU0xNRuc+7xtuosbzm5ql8Dn1m2yyV1vbM5TnvDE97713e93/lux0A63r6H76+sC+3gALZ9bsuJCVLUKV1qVakmXRZV4sbDJG0trERsCYpqYFX3C+hVE60fnl4pUJsIijAI1rlaXf9x+QjQhuXqMEA2X8FvXeuu3+sLhkk/FVKyKIP62ZS4OcxWhDlXhRRmGRYVRuGDmO2qdpw71p6b/Koq28mrTpcrWrVcsomQVOwU3OlFpKf2pHDRfSrTYbV6rUo/aZKQuQINXRjIGQXh7LIRohoInXOGSilnMHnbBbeKG6bDVtWdtGGvHVkwX15pIpAAo0Y9YZHofE/JEPPAmmQVwwQwVOEPYugPq0IphMZLWdKrpBjYJgSkW+xHFY6fjSQLNQzh5i0EpULGHQ1tqUgY//LylfbhqwxuX/HX7ce8772MnD9nKDm68a/d86AY73sT2LfSTiV9VbvOXiEa+uYvd2+Y7etrnL/jyJcn+bDf/2QVubyqPTf3f1tP+9a2++83v3wD/3/8CsLYAcAAFcP2U57v2D5sSrP9465fG/2eIAMqrTGVYxsejgkWghEqEfK7DpiVh/OKnuEqrXGLHnmhdRk4DV0VghIpVgI7OJiikXOXDmqXGjAx+8scFg0Iveixb1K7IbAIIiWwmSigndkLDeEpjhsIoXmVXjGrD8EIpLkovohCgykyG5OKgeqiJlqoC9aIrBqNVomV/urCKYsgsOsWJdorNttAq2hCHpIiBQPDKIghfSmUirEv9mA//+oPzGEMM/qxlSE8xSmNCFqTvXkMyYqE/EC3PdGbRfq+csO0yIE0MPItQuEYGKoAHXG08Gqkfbo0xSC0VyIYUSskWVoADlqASEkEEMA9QioazxCDwUuPuVu+0Yg/UvP8gBjrvNPYjBrAgF5LgAkigEkuDnI4RD5/r2eJv/jyH//TLwKzN+YKvGe2NGpfNGdHN3oyNTNAv/NypnNSNESXx/Q7M8Eykub4NGweu3BhQG9kkGwMuGeERD4vvuowPeMTp/nRLv7yLGpXx+5are/ZwIAuSngwy3wBOdRaQHQkO/eQNHIcPlpZqBA/Dyxjuq7wQAxsqU2RF6yRGXqCs7DDqhQLKoyhIiKRlBE+SBtFnfVLu5bAwVEYSrcxFKpJw5pSl5i6iW3KyKYrMf0ZKLzKMzZZQXUKCqIzuxy6OCa9OAp0yqdDH6rZOxqTK6b7OqkLM5JpyrQAmwsIQJZnSYlD/kiznJQlfTlekUlo0cohEJrfKz8A2A0EOZQ/qLhB7MT0sUT3O6Am04TkgxNWyTx3fjjYSD9zikTYajxQqEdUUQxOmYwnMQAZEgAD2jvZmYAFQYR92YZOog2528TGpQzIFgRV34bEObT2KRm3YA/XogwBmoDJ3gTFKg2nAQwDQw066AwGOIAlMgQ9c4ANiL3W0S/j+5nvoD+6O75sQp58G0/qyBx/3ax390Zny78DykDCHU5c6B52ws/vWSPvEkRHZbTzDUTqN090OhbyUEzrJET0hDzqfkf+okz4V7xr5bP54Rj/R6zyxR3oMMBoD9D8LkECfZ70EU9u4bx77E3wS/+0bA6aApgosOaXBlmqIgOJ83kXJnujn2Gfo4LCo1AJDZWrKhnKKItDi9oeDSM7MpqgiiiUjZhDOkCwh5KyDjrAHPQV+kjIoaCIIdc5HdYJbkKwkbY7JWggpQlKJbBKrvszC0mUpfChUMPQKY8jOrJQLqdRjAgpLS9SF0KyKOFQN1dAN+QIOayxKo6gONQXPkGswtdM/+8ET9gEGRKAP7vROa6Y1UOBOA6AUxGAf/tAEMCBP+0BP+fROywCwNIHTylP6IGXR7tOZgoOOqsOO9g5HdMEWZoALIlMyGQBUGSAVFQk7EkMT5KBT5YYDRHVuQFUGQksyZmAFxoABaLVrPv+1VhnABihBE2QTbbpGEAghV7tGFSdTr/bhOWZkAaKACDghCZLABUahNB6kMeVv/OhNnPwp2IZPlq7VTb/RIYlvQdETIutRIO1xHyeVHo0r2hyVGRGwlxD0TeXkHJnLGhkyAcGT2X7rHclzHwXuUbFLH59zmpjzH4EPYcttvhCS3xSyIfETYglSPPv1dPDvXTlDvNJPW5uPInPFzs4QAqswxDouI3cMJUhFSI/MBtmiJkmWqPhhINRgyYR0hBboV55MxArjFPbgFHp2VeCnJsGMLNAqY1RqCtmHIX6C5nYsZ29KaVtCyHhuJKK2SN8i444SWXbQ6M4FJCGKKqNKhbL/8iPwgQBKAh5s6Cn1xVXwgSo8oWff5+HUFkxFFKK4qisnECpBciz3NuzArlpokiBOwW3tdgXVzsEE1+3KU8GYxxaQAA0OFXL1tGViYx8ewAQiV08NtTUMDbLmdTp7Jgt+Jl7LtTYoKUCOBh3TY1O5wGkKqRJe13UvVTJsAdQ+aW4EYAGogxXNJj1mYBQr63UFCZBa7zmeAxMF4bIqa26MlUQ2iQI6gAhMYQQyYBQcJNEull3RCVzpU9tsS/nk9XMlMl0jcRqXsV0pR3uFDfvsrzjv0XMPk93a113n10ENVD6LCZ+cU11/537ZKz6Fjfncqz7h90AxFtn2M3sB2Dyh/1HAClRAte+BlQ+C/ZeC/ZMb71P/vBU5eyRkRTQqIyxTmM5Dc+VdFkJwr+yJYG58agwDDUMJi3DN3iIwFGYMAcrnPm5qP3SGXzTEZLQle65mdUKCeJRpa1SDbjB+PGjncgpdkCwwepCnSs7sUC7EkiKFoRArtswLTTSLYfKHBkor8sKikNCHciztuNSIwGwvtuJgrHBadiovnqhMo+gv/EKLdmrEAOYqSKVNuffb3FeZ+gEGKABzITcQL8kWRCA0CllPASv2LJF+wfcyHtH6JNl0jYZXr6sSH0AOpqA8XJcQxgAJGLMxdGEc5OA7XldXU2sFwIMH0kMR3QZuKMuyYP/3axaE1FBRBmRAbirBayhzemJBF5BgBxCBD4rgA0RhQliNuNA1+eyLfMM3XBHYAPXVmbH3nMY1gMHvW3GtfMcXPsu3e9cvkp1z+vq3Xt/3f5tTGsdNccEpGvXV+AAWnKcZ+z6X/OhNPLf34AqWYf2NTwAaHAf6YS12X7f1Xv8YMYMrgM0LoOxwwo7IwrxKI0cw6FwiIShChZqsb0v4LJu4XIgFK8JOYdplJa9FyXAKZj2y5VbUhmmlaNsljPeiV3wSbjWsRntySFcUKG9CgmAofkLiI1QFKAbIBV/qpYIIYDKKq8SWXkS4qYe0fkJKKhfGhTxhpVFMqUaMxV5CqfD/1qA2Wm9BbqzKMqY3Rg2KEGhh8qBewiTckoCT09sij7Y2gzs6r0EmpPNYjTk0LRSjeV7XyDClTYOZY49KI/DIyfJiYS7j4dU4rxKtd0ZiAfUYZPMc2xYYJD1ST0IGTxe0A7S14xMDNT0UYw8+m9MQhNPW47lsAY7EABSvF7CpbbgIc3yv002d0T23WX27WUEveP+8rfhqe2OXswET+jzTWZ4Ftpybe5wkWKEzVrm3ebejyboV+C0F+F+/+f1uiZpp+z3J14Khe7zLe7/Mm4EJ8ADPF7qv2R8zOHycmTJcIosgrqopkErxRSFu9iT44QYG4AAGYA7wQQ2YhUfx4ihj/7QwvFqjcKAG4OACJuAnxvSHY0xESy5VZgADOmAEAgCr9/tMF7xaYDQOz1StQ4hmgaqEcwKDeLCmXKxHh2znvNiDTAjF3WVrhYWKkw7KNmwLaaiHsnjOysIpRAAEpAAISGDl0pRaSuIBnnd6E0Am6EcprkpjLjyNn7RZrLCNxZTCKXyO0ZQnjFwSkjyks4yCCIMh+tiexfegLSMxHkQ9DSdp5HybXq+wjbuZItV8u89IGASSn4RFIDk7Mq0fZLO0JkQXGDsvS5sxCm+6JoS2bKcfbKHO8W4flkPQGgNQK2QfEIRypxXTtdW91S1bezseuZXP8lxS9Tz6kHu2s5l0xf8buAkWn8+ZfcfV1Zt5dNPZ1wM7oFl9l/LVuRd4PMevsL11nbObO199fRfP2fT53qxLYhMy2K+doNm5oBOaODW2nr27n4vbOh+afGTIiCJaoSpULWKCABCCwNVgDgagAA7g78QAomC2Z1UMiVuWBF9oAWpAEiJcqfcWpvd4wVtwIWbAGI6gw8UgWWISqJNUfj4aLZm8JGvFpmFqWzqFhGAoCGf8VDishD9UpBIcgDpsybRWrEIyrKqyqb2S7IwcDpJ8KCxObaOCJF7geaUgAxJAIooKXvL4I+226rru6chaLMdarMgOLZPWyBEhybdqg9QMwqwIrku93byRudPv3Br/U5LdnFEGW9b9FTmb3XDWBFwNNi7nnHSFnbmXjbBt249xu9d0G53FlbcreT6z/pxvvdWz+7njWe5/25xlW36LHfHXjfB53eC+Htjzl9sEE7ur8Tilb2LZT15jSddIHbDRu4Ht14EHFPRHP4KFu+/Fe7kVTK6/tYMz8umaCgsdaKrVQiHUwBPgId7nfQ7SOiq4ZWxnCElprFm+jh9aAOAlYAJEwYjiuMQRSANPbiEeYMM7vOEqPKN4OMFDfIRQ3AhtPI2BbFt84l1IjAVv8EdFovxxbmOS0qPPDsqELmKWVMqEvAylTn1uiB9k3sx16sqy7BQA4gGFDlIyJDjFDx+//3f43jlc6PDUO0/4JEpcKLFhQocPGXqE+A6kyIYOSXI8WRKlSZQpUyZcuBBeSIeeRIBABIQER5gcPU386fNhRZr94vU7ivSo0aVFmzJ96jSq0aRUk06tKtVqVqVIp15lSvUr1rFky3KFijbr001Z/BGIpRXqWbVbuTaNGlbr3a544+6dm3auYL52CwMmDJZuWrlyzfqtGjjvYsVkr/qdnHhwYsuOO0fuzBfzX8mgQ1PmrDevY9GfS5tm3Xes2Myn99J27bn25MKND8P+rTs48Na8R+OWTVrs8eWV66JmTnj18edldyenDPly3dzQTSOnXno2aPGpaZOPbt47+tHni/9zbo8VvHHb87UPvwte/P3s1pNO</text:p>
      <text:p text:style-name="Standard">JJnQRSUFFRKAPb0jUVAkURSTRGokkMAmgCQACC03zEFhRQJKxBFCHiJYkkUgnjIUhzORpBAONUhywQQRAQWjTyJyqBCICzH4X0QzIHCEAQGI8t+MI3p00o0dljgikitBtFJDM/KDkEIkRgSlTB0upNEp8CAUkonvbPnQlFB2NCZLPsnEk084+vTSTCC9mBGIJpGoJj5s/icjngfmSRGBfSJo509R2gRHTiB2CSWUFSV6ET4CEWTQkx9qOROZgBqZYJAwZprgUBRlqqaef9YZKqmibjqkRTLhYwMILJIgyoyBmmTSp11O9Fp3zYn/5lt81a3H3l/6CVebrlSxRYUa0amG22aGOeuVeo/xx92yfUULn13vGXtdf9td111kvYUXbHnEemsfduSOC5xr4l6r7nL3yZfbu9SSm+68sUGnHGnc/gvwr87mey59zw2rr77I9apwsQw7F5zA9UncL8XqJizstxgbFnGwFcM77bYfD6yeyNaS/HCvh3GMLr+5Rhvuvt85deCGgdLkKYgUdUTTTy+COMcBBQwwwCCDHCD0AU9cYSWHajQwwBwmwRQoT1bPxKegC6xYyARAbkTkSmhibeOhZss4QwgdjBCAGDu5+SXZf07539VtwuThmHnvfbVHHCZKZN5UeilnlX+L/3n4oYyC6eSQgXeYqp5pyl0jS3Q7ZGVPYqO089scBXpKq4XqlCORlTIE0gsDjRDp6SVhpHOSsPNsYJEkZS4SSyuxxPvuJy0JN0Rc2oQTrAW+WWrpIHniiXEYE/err9BCzHFsKAf88LxsuQVuwcye3Jx2L3cLL3zUmYza9M+7Ox/0G/tKLWwh0xcw9NLJL32zHWfHv1nv69+whWmsY7f51/rc47GCrW+BxOpfAbmFPmth734gqx8F8bWub2VPg/iJ13gguCtdZSt6+zKftAzGrPQMBoHm2tYK4de/FvpPgdabYQDH98B+/EQjZesZzwrUMzqZrk9/e4LQiDaIAiBNif9zmBJC4KGGGwyAiXbyxClOwTw4RY5DVxSQGkTRghW1SE524ocn1OAzT/AjQGt8iEzUoKEa8cNtV5wBBY7ANn6oAYtoHBMcz4hGBJ0CjhhB45SseMUfIqiNcePdi+CBDzWoAZFXVAg84FGlinyKefzYUqL0mMgvArJLX9SHGQkAJEk2BB4EIAWa1ogPAtwqJFbs0tgUhUozYhGRkBMDKt+xx1rWEmtO2iOd1DjIRAquZ5HkIkMSaZNXxQpOVvwjMIGkJU88qiAJyOJEHkCAQUIElBex4ph0acyQ6M2MmAyJGPgBJBnJCIsI2hI9EVQqSDokmB7yCT5iGZRqJhIeedL/4x44VBNX5URSINld1nD1QgMSUGYTA5bM0odDGtKLOchSVvvkVb6SbaeA8slhaliGQsuQ1HnYw9/K8rdRG4Y0pvcC3wbbBVOHfZBd+6vXTDNKU4vxymX28hf7CHZD5nwsohNsasyux8DGrPSmGqWLAKOa0os6DKczC2r3KIi/A7bmfRG0jslQOjL6iXR+bF2rW1MGMahaFYQIqyhYffoUj+RJJplqCJ9yhro9+VWdUJpD0YiGtAEkVmphQlDQCjC0BKCycnBDkxxPJMSHqEgSEvBaEBEUzxNVSkscwiSYfIiRB/CIbWLgUhelpKZEQilUKOHSixi1EhkZjlGzS6Qa/83o10Tu82e1nQgiH6q4ceIDkhiBCJhE9Ltn/gwhanTkTmqXkTv9DJ4v4iWJ3pTZiTgTmSFpVScWOksumdNpq9omFBLwuV+2MYtm9NwPp0a2idR3kVCa5ufwRlzTuaRMEhEFkKh0EouMKU9fIl5ODswkUOmpI35tnkqrOq5q5WqDxdmwVJ2K1aVs7y0v3U8MXZg/8XlrqNM76Qt782EG+jR+H02qBL0n0qWKkIN3bRlThTrXGN6YxibOYJFhyFOcmlSpVUVgWTEM5RB/9McSFZ9dnTpXrx61qx9kn/twjNQrw3CCS5YOlcNXwhOa8MVqbjOb30xRF085zkDtqV1tPP/UsfhsJo3yIRBPh1zIJeAJA1BCA5wxgAYY1hlKUEKhG+DoBgACH257bAEGMYAneECy9RWSp//0MyTUAA5jHOeberLOnVgkkFbMkkTStra24axSbaRa4BIEuGyuESO5je7nVG0nEy0Ibljc7ylCGxQHnYRAJtLbl4Y539PhmqAJulOiSFJO46qpTHwqE4Jhp6HcCapKy4ZcdQ8VzQeTqXFD4onqINVNguY6R8qu5aQkJafA9rFDstRQnmh0oyuWSSHJpsmua2RbEWm3SBIxr6FixyTe2SqgQ96xkuc8ww5XS8pO7agAvVxB9SVwOmJGsWZGLuSKM3nFdM4wAH9KcpP/Z/V/5PNxCNPjUrxmlcMWtzPIP1xT/YWZqy6rHp2xjHSdozXKIXUg03MuQ6yqjMg/tflLQVrmOsf46UPPcs293taTh72CYn8r2c9u1p0n0OUrn7mYc9pjmuFsQ3ueuM5qFyg2ISQBSjjaEpHodyUWLbIKUYNhIYt4JgbylsF7pgnaYABEwEEKFyhBGCXRNWyu8RQEEEEbOoCITPBhBA4gwR5loqBBmsAJBOmEFKRQCCZ0c0d4bJskOT8QRLAtAWKIJAFMsIMjSMH1F2ACINZIkUexzhBeIAjrEoCl5CWvIibAQusRIYVDyL734TwF8AliitdXvhQA4ofyDcKINkgh/xOUL4EkO9+GI4TfRzcAkkLwYRMp5AQJFAjCESQhBRIQADcgIk7iCfAnfKEnBaU3aen1fVIQfu0HCGLCD6oTBFKAfQbgAiQQFGATKo3zAJ6HgZ1AeiRgE5lwASRQgA9gAnpAELlAecY3X9tkEN+HCOFXeZP2Xef3AeP0DucHfbfSeS6YC5N3AU8QRp3QIoZUKQIRBK9SbvywNQFYAgSwOugHAkeAfZW3RwSQfsJnCj5yEASSbsazKhI2KrWDT25Hc11WYlu1HixGZlwnYm1BAG9IdHohc9NCVbchh2vGZowRV1AmU1RHdVB3Y0fWYm9nZIzYdfnhiA00ZiqndR7UiP+IGHVfl3ZaJlMNMyyPSIehmGdxmHRrR4lNVVSoyGUbpWUt04aYaGaqGDNnRkIqlGZwZou5WC63yItLdmFORy8ylnKg6IeWiBXK00M3czrLAygduCrvIAYvMEUHoFhDM3hLhDRHlAANgQ9SlHiQFTWklSQWMRTvMAMY0AG5gAg3mIFhcBORMAEmogbVJwVwgAiuh32ulwYf8EtcggRRoIWdgAi50AmSIAkukABXAAboyFpY9ACMEARwMALv5UtqYIUdEH6doJG5IAml1yXK5wRO8HqTZxDnJmAd4gn/mID3KJB8gJDGhATNB4HDJ5CIwAcpOEyPIgmK8AlHoI6ZkAn/iGAATMB8rQeBJOgCN9AhhAIEIYAFkqCRnWCPN0kC3TdJ71B96yiQBYmBUpAG9fdPuHeBGSmQ3CQjLIgFr3ePRQgHAnh8CNFQF3EKopaANSkFBuAECgUrO3ORUbmRHUkCm3d+f3CBmdAJprCOBXEDpLAQNHgQIwKElcQPBNB8UQkHAkl6WEBqnhVQwBQDmikBJfAiwSYCF5gTOqkIKICRfGCYQskEMTAQI4h9LvkBqFBPDkY6i9QSEnd3ZnSKWDdRw4hmOnZVTId0HjeJO1UUFiYKOZZmnMhj34NyZ5Wcv3mJNZRDbHedV5dBLlZXNtaHkThWPgdkeBhkRCWJLwd0/0YFUsR4nkxmdFlXivO5YabIcRT1naFYnFL2iavIhtHJncCpnBfHcWSliWBndnKVVgsKPgy6dEu3nusJV8byLto5Y52oFjUTN+Fld5lFWTSiBhWSAHMACYpGohjyBHPwBCUKCSSqaDeQALRweN8YNXzVeDxxCuc4CcQXAj3Qf8InfGPkIZ9pjwbgACEgAiEQf6/nAh9ACnQUA8GHfYcQAk+ABhiwARngATmqNqwFRzaRC89HAG5zkZPXlCKwAx0gCSPgAh6ASttkBx1whC+ABlbwAWKAekCRdw2xAMEHgBfQo1eapVtqjhhwBJNHpVbKegJZef60TY5wBIWQAT2AAf9PyCKsZ6RWgAbxJ5FvAAjVJTp2YAeSYACTigast47qpkZEqnsOYAVJCgLDx6ZxEBOl2aqveqp2YBBj8pn3aABlYAUUEH+IEJoYIUTIdAoLAJDi96qV+npHcF4cuEYXyX4OEABoqqZs6qanAKd2kH09qqSIsKZv0E0/eIWPmVrnekWigAQ8soU9igHql4AtElofMQPN93xqABICUXtqsE0d0AESAK+gh4IO0AFH4KqbegSj56ld0iqZoG57IirKCDZY9J/gmXFbJ4dOhqB0JYojBhdVZ4xJYQsha3SBSJ5/6GY4h50ie2Roli6HqFPSGZ7UeT0UCqA3N7JHl1M2dzD/OveyPzezwGifEwWdPSuJ/Vmzosi0LjdCslifR9t2NzuHXwezQFtjNFSJRVe18MmzGdeLu6iLKDa2KSS2ZxuM8XlCMpuHcra0mTGKZbFnsLM8eMeMmZIofPeNe8u3fYt4B6AEc7AJvrVFQyEQIGAKoTlpqNSXSuhZ76Cs0JqCx6YlLwCRmSCAsmSOCNABpOZ++sp5t5ejq9U2p2ATpiCmolAREAkHh1ACWHRF1Ye5pfturgcEcYAgksQTvRMS59gBKPi5AgdMe2CuVcAHirtPYhADbYB9GUCA5tq5fGAoscQDWCB8nWAAUAAICHKRkpATbvMOhKJ7zksRY8oIIECC/wEACBYpamqagnsgSfDwAD8QBNgbAD6hkiMge1Ckr7KkBqiQrMHnlfV3Rd3bprqkEo+ihCUAv5IUA+hYkA+nBqzrupOkelgwu2LgCbWLvSWwvpRWpi1CIvzKTcJGgx/APPAAkZ0Qmqhwexc5kELaXBxSmihoPD+xNZvprwMhejlhkQTQq683lAmwB+Y3EKMzJmWIYL7DOYDVPCfbc7DIif0SVPnZthOEnG57V003ntBpP9JJnXzInjQ7tValnRaKtQF6oSj1tu9ZifI5PqAotP0Zt8AZtBhKtXB8tQe0Y2ortfQ5hwratGt7scaJZINMi7txxfXZx1gbVlz3xmintf/TaVQ2W8mXPHaCDKHPqVYTGsUwN4t4nKEMUVCx81l/RTsgAgiD57etzLcDcAMPYFw/QTUxUSn/uKYZAAhWUhG0h4IT4EqmGwQ2bE6a9CjSCyv8cIKd5SQyASTY9ADGUHtiUH1wcJA38EUOEblDKUnAZK5PaBDQy8KiqUubhzOmIhE2kQShWV1ddEVqAA9bQ6oBMEnM80/6QCidJRGP0pYlIAp99Cg2iZAE9wCtcgSd1SXEc5BxIAakUE9OiMxnVJpKGJi2Bb3eGwee0KebKUvHZmDPJMze2wuDxBD4sDWROgEEUF07w6c1IJT07AmiAE8avQNwQGokIAv4oJI+Ikn/e/TNkmAQO9wB2Ku9BHB6BNCueKTLp/BuBfEBnPJuz3dFfarU62tIOs0jm1mvJa0G8hya4VQSaPCEL9mXoVkRXxTQ10y8DQcCcNA1JGFeKXhgoLKndfJDzKMtkKyeHXRxHJuKT9W0IyYYQXsVbLEK75C2T+azF5MxERTHMUuIZfyzGDvZPbWIf4y0MTe0hAxkX/yzcbfIA7rZpKjYRouzBsqd/DnIbYhCgOzYkYieVAu1O2vH+EmIsIhBAKPHMtTIZcvbpPjbLATcwy3cM2O2id1kJBTJgVHHcksgfFUjgyUUd23KkKS3rozdiDcIqlCuYL1FOpNQ0gRunRcEiECv/4Uaa9t7KP8URm0Zj3ak1NDnTB3iuwIYAzXwfxv40RNhE8gs0yfRAlhAldBbPDTyaz3DYGkzCayDwrPkEEZNvy4ZB3QDJZzHuc+3wUfsAnHwNfwNArkQmihBlyHOEDbRwbJ0J6KwNb+sBr7LNuvrZ2FErC5C1WzTzZ8STzoqAUywR8IT1fSccFgi1gtdcLHSf/6dUBDL4WYT4AOuwCmYa1eEBlVA5JHZE0BIvMSTgoIUEaYLAr+seYvkE2oQmxnwASHR4pwrgA7xbtc8Tf+7zP5sI1RN4uF7E+gFNtZ1ykSBZXfMtcR5yKzdcVmQLKedMWzxAh51nrs9dcrNycIZnf+YndxfVdtK2502pddsm7OGGMlzHLW0fZ24XZ5ZC0LuyeiHHHSArOo0tsmqPUJWHNlE6+qUKHVctup8XOvL3aCTbMmZ3MmS7KCU7OufIYgEI1GbWOqdPcqCwmc+AzqCooxNoyib0ABJlN3YPQAJALodbst944QM/jYSEUY3OQFotDUgntJcwigzMATzzK6jVqxwcyg5aqgjgAIAKQkKQALg+03993zEaxJbQ+5MPRAuqe1cUhGaO2xEROclMEyjRfBro8s4s2sQ/ZLbRK5XouU+wJjV1a797LBfLsKQ8w5IEHw8vTUzjgqM9BM7Ms/adMTZWwrv8EsckfItwo0PEZn/HQhM57e95YRFJ7hQAlEFDP7wkCtG8djUTdps5eUqUO5ej3mWA3EE7wXzQZCvtYwPAa7Vt8JtBi3XUEKkUA7zkPIBaBQUhHLeEaGSJK7MIODfsZOGdk1hxsW0mo3rpN2xsR3YdhiyeLYXbMELdxhC7umfi9hmYGE/FQpmZazpi/34j352hn7qi7zbll+dkW91jjyyli6Mp67rEcrJs076Pve0SPfakh53UCyLm4/3WlX6oE/GfC90X7txLIWLaHvcux/crU3cmZ/Isa7cfAzqetY5dHsgtHO3oxVJkGDtext42X0AcwDPk/LdfgWEiiIgK94iDn15a+8lL2AMsZas/y7dIsKzKF1yCmDAI1LQAZOAzIfU7527jja9lZkgCdYswo6JUA5BvwDRCU4nRIgIXiDhCUcNPhd8kOLH7xS+UxLfeQKD4IiBAPD4vQMZ8ZQoEUEkFfHg6QGFDiMyJDj1jh8+TzZAIEIoyqKnGRg6SCgh850IEHCAkBAlsyLIGRSOjCihZqGUCxMI6Iz58V3PlgHUnFpQAxEcOCPSkMAXkl8LLJLg5MqEKG4mgmSlQIEZM+upGRo5etJ68d0ponyOilrZgeBYOHMzuZVU9VRilwk8CY75LmzkCe8SS3kJ8h1Fyi/xlf7wjsBg0QvhVBUsVChfjRICJF1ZZQReMfhesP90+eHyRU9EI5OIeZnfjBCTgCY9ZRPR0cFa04rGLtgTxdie+n0HH178ePLh4/U7nx79evXny7+Hv/67e/nx54Nvz15/fvX2/f/vZ5MsqFADQPLyE0+TeASk4p37EHzQQPz284++CC3U7z/+3sNQwg0/pFA8CCWcEMIRAexvQvNKpBDEDctzMUQUZbywxfo0lNFEGzskcUcfeZwxRR5T7HE8DGN8sUgVb2RRSSefdFLHFZH8sUr6iFySSi0zPJDFLb9kEkYrq4TvRChxBFPIMUHsksr7plyTyyPlFLG+Oa+sE08432ySSTX39NNGH73kEko3w+wRyzzXFG27rLjbDiT/RzETLK2PJhpsuzkGKKBTTws4oAE1GhjkU1M9HURUAtSI6KOZXJUJH4lm8gyBrsQQ6tJ3WqiBM52My0koeCpSCbgMPrDpOKwCy6zWI6SgqzLZZOrriFw6EaiTTDIhiyycOistr3c8OuWHILbNJBeDJDmMKCmOImC4wD5CYgdEgPqqUtHcPWoylkCzjLWhQGCXBJC+4iuEnwLAlTAQDCNBV3gGq5Yjkh4+ShZ5lwr3FDVe8KIDKQqiioRNRiJqILK0jSsXOAqqrLdL6bUXX0kp8ijlnKrFNtttG1tZsnCHO2Vifhby9TeRX0puMKUBVsnWEQKASCelTuH1tQmSuqxZ/5lWCqIyNXq6twQx4n3AmJZe6hokojKh7iOKejrC5oE7OQykivaede/rQhLtFO/SHNTDONm0k9AkgTSc8DQF9IeAGg8lNJYAs/DHQSDvHFNMxBWNEE7Ejczx8DMLVbzzLknfEtA/Txe0cTLblD1GMUm3z3FEDdS9zhpFN11NxuPTXU8ag0e++OQRxXN42FcnlM/nU5d+eg4LP3N04JW3/Unng0Sd+D6jHH/F0LMM9Hw+sWzed9TbNz983sVXfsblO0ySxIuu0zWw4YSyVKMGI6uKqEEmCVBCqU6ligRMQ4GnQpUS1JCvZullgM3SSlM6wBEDCuwjWZPABCDSgjwcR/9Xo7kIZQKAChvkoWRJkdS4lLIVhY1gA0FABEcC5omRUKYMawAiD3oQxCGuARCI+RfTAvOODu4NhXqxARYaghS9VSczM4hC3aKCHcDIhCgjcMEH1PCZY2VlXCk7jHL44hSgRGRg7yLBPqY1NgTcKwCeYEsngiUwWaWtK0xUSgwoEIS35DAq+GBLJi5QAiCuQYiN5MEaVkGR4UxMMwiAQxv/lxk0xtGHkHwCD0LZyCM+DS+XGZZe2OIr1PyvWGuDyQyM8RSvjGaTYUlCVZY1G5CIAgk1UCQJSNFCMN5AKWSEyaXwkaycNA0MswQKKc54E+qA5G/WtOZHLtO27fDDO9P/A9PzjPc99PXOevFhUIGUBLr5CAgG6iwdOVknP9xRr3xlOl78aoe86K0znrujn/vWdz+AhhN87FMdmugkvNiRj3AOlc+QAOrP7WGPosyb6Dk1Or/XTY6g3QNd+7hX0NSNNH/Xqx9K6blRj7aOoJ4jE+ceGigp9Ylz1esonVy3KJwmrqIgbaj3EipUdjpOgGacyHBowhpu8g87M/EEPDb1qQMM4AAQhGCqALGHiWilm7lSilYkQkbhyMQTytHZ1jTDkEhM4FExmVsWbSOGqVSFVXAVGMU0MoIQsIQPHPkArkCCGjHwQxREO6soYtIxJ3otJEsByWaqggozWiotdJsa/yC0OcBi6cYFCfhYEmHCmuhQEzmbrRZQ9NZJGFYkLb/MZAlEwSvOqAEeqIQrFuvGMJlIRLHyEEEbEHGctX6LAJfqImsMaEFivWCvtVxKZsxVMFH8JmzHugpYe5lC0QLmFKv6SEkkoYA4eOZfUADENmmSmCPg5RRKq8xqNssPZm5NK5mZFQEIwEYm7HeDXoHh05imN3x0cg/Y4YrNSgsxrmlnqW0TjWX1NriPJqrCA22pTolaYSRBjgCWm6mNNNEPQGSBF++Q6E+DqmL4wZTFu1uc6bIXJnPW88UnYmj1DJXPCg0VUArtno2XhM8aWzjE85TpS1eq0pmKdFEm5XCU6//JTpbqs3TnjHGVaXdSiJrpxlIW6oapfLsl40h9U07f+8rX4oHO6cxsTpw8hYxkfnJ0eXR2UmxiZcYYgsSSsYph0wT3EVw94QBKAAQB9FEPBGKVqg24wgPGpcwqTqSCliqauQwTh0udoiIPMNdrDLacHdASEJnpIiKBWRUx6HY3JwsrZiYzy6nNIGSZAAogMF2SI7jgBjDM62gmJuDRAm6b+2tURZAwBFOnpbEfARsfXBCHy6TlOnTjyFbDpQblFLgoebtU2rSYXenAhlYVIUBhdoYBU3cwhmyBQyHUylR8TDAGWMD1BFBRr90WNnDJrqRQXimFz1ZxrCwJ5h72IF7/B3zAatGVCDzSkhhJuMADBIjJYc3bAWl/wF8i+6y7afMUtj1ABB0wShyAPXE0VKEhE5hvBSdSmAwYotQIUcNqXlkZ18bEOEfJFw+bslurdTI71xS4dpgqKXHGqekY7nGGKadl8aSTfOUBMSUMAYNT/G7MTM5oT0/6deCR2ch1vuc+nUwihMYPyjCdeu6O51Igx9nuXD67QYukvTJfVOp9jzpG5Ux1qtf071DWUYqjzDgnI57HdD4y5MNuvZSm9MnYS7JLM+9Tm/KUpkPW8Plu+nmxq47v/qS7mCWvJRROSleRotSk/mdJWRmQHxO8whyqOgcD4mOqjh7ADR6QL9bM/zdXS7GI3qKYSd7S5DK/jIsuV6NphFjxMhQvuH9xEjHHOpsrUxPFDJhtCgNExbUxqEEubGNNfajGgDk/LDI9nfwIWxE7iQkm4AR+VnjbpmuBeRuEwDiyyoyYsAmjQI4</text:p>
      <text:p text:style-name="Standard">GS7DbGA2iyAVpWQo1QAIEkITgeAd5GKQpkiY1Qo0J2gQ1kJVZoRt8oTgH8AB9AEFUwIdVGY1WsaDRcBicKIGYmJiRsIE2eJnDgAf0Y77eU8Gcg7+L8C/1CwrsWCYsIMKvUIOSwAkfiJf9IQpEqAxPUIMosiNWqY53+CVJUCS1ciVZ0ZtfkoJIKAMQIDgxUgpisyB+YK0CTK0ihIcozJsHU/86TEEh/ZMICrO8g7ozzjuUwQM7x/sQDyup2AERBRGQE5O71HuxM6OdL7u8xvMxtiuUIrOyw1OzFgPERQS81Xu8TixEL9OxydtDSoy8efoygyK7VDTEfsJEQVy82XG7yauyJBtF1TMewvu70zm9SIzFTYQe1bMzR5wfYnSftlOzN1uzZVTGZgRF0PNERuyxUjRGCdEziRGgANK/2HssGJygGxiAQRiAJ9AsBHogTwm+B9iDfGGWwOEOAks6fvCv14gKT9AJJMgiuWgrGEK/ZzmKVJoMRsChEEoLT1gAPTiCgsE4wSGAHwgBD9gDzLoNNYiBUpMCfEE3log38xuM72L/BAcggQH8l886sJs5Nv/5my0smK7ZgwdAg4f0BKUpG11zNhPAAimoDNxwirsotpmQw4SYjaFTrcsgCmyZmgSQiBXUyBAyIE8QQzjyNI95AYGsmwk4GRwIgwBIAOzgQdV6Bx4spo+YGF/CAK2cjJKoDIlYAEwKJrzqx05gsI2jx3yhCQJghDSoA6fRSHosrIroRykoAk77CvTrBIDJin5EBIDZA6XsgMjYIh6qlw6Ivs7gB7DRIdhLDAOwg5+YAOIbuAFLSpuAGEETN6C4igWrpuzAps1Srxf8ph2TxqvjPLl7xRXTxe+wOguLD8uhhAFBMYuaRvnBn0ZMOxcLxryT/zGBQs61kx0j2Yd9cM750IV+UJDk9EXt2QPoFANRiAXojIVY0J7YDMR+CjLUs87lrERa3LvrfMbrGcVVvE0tM7xfdDrhDMX6RDNYxLtonETiLLw+HCn2NJPNAyriHL0D9TwE3akF7TxWzDBexE9cZMUPOSpecqWlSw6nMrhK8Rg1SIAGcIYBUIIRHYASHYAGmIMX8LQOer1YUQ6BI6C8mojlKwsHsAIR8AkpsAM7+Ba9iUOCySEbxdE2GBnbSAAx2KailEIb7YFBAqMEuIKM2AjeEoMF2IGBkAx8wIewOILCvIAQeAI0wAAe1aV3gK8BKxoj1AuxygxvexkpsFEewP+AsCFJsCi1TKCKEOgBNHACxai4D1iNjQMY0mJD00oKkZClcUsKd9kIKTgEPZ3TZ7lMePgVIDUAIQ2BNjgCKdRKb9oMO0iDEsBRQpKEYxEF/RokOJAEA0gDK5BTTeW5CdxUySDKolhVBxDVHWiJHUXAiCAALs2FPA1TFMAh2Bg4KXgKJt2BIJCCl4MHA4IHrkjML+2BMZUCA3gKvKCk5XtAZTUJXi3TsEAEiHnRXcGClzmOapuJz3CvKuqkZsGHBVSsuwkW9Tq27gOciTkrJbOzyiunwgFG/tRP9PAwEHO6GFGQEnsnTixP4HmABZiCGJCc57xFVLxPC4mxU0TOPpz/s/M8kX0w2PlIjxuAggj4AFNsz0LJTv3Yh3iQKEAUT8UjMrRDz7gzO/qEs/HUPFfE2Z49xZyNT9CbTwmtWJZqWPMURYHlV7+DzX2qRvF52ll0s2SkWmS02jS72sFzngBVu/P8sTyDvZngs6Xys2xqFEgBQ7yKSpU4hb6EB3gorI8AQTv0IGuqoGCDlUiZjBscC1OAS0mIDDRYtXmLqht8mUzgAymQAlO4Vq10P7iKQoNABJdRVRcYhTHyi9uICFGwwlxYJMAQhXvrUmwhC5cpGFJoNdGCLL6RjaLBLyF0F4Ng3JGpOA9Y0RjQCLLgg+EiCzAKhXeAoZV4FtAcjAPs/xfo8AyfsI15lY5DUIQqUNzZlUK26SZ+gAe+zQW/FYiC0CGtoK1uMYXdlQSQnDBQQzm54APElYJOMFKnzKKXk5QHYAQQiAvalQQ4DYGiQAiPAd57k4KB2N6CKBhc+Qwn2IGR8Zb/BQqks1JrkYtcyAU+UARFWBrLoIgCE66XIQvAvQDB1ZqPCIscRApPkwkCiALJnJoryEIzFS2KoJV3xQyhLMJCnQ7kwKYI0yY6bBtUa1qblc1chNqlDVrcHBB4wrLezBzgDCjQeYAVOAEzSIQf0AZNGDFM/FqVOk6UtUSi/cSZHQ9NyIIM8AMt8AE92YN46IEiwIVAsAAPMNijrf9NjEWPNXABXPCDLsDjQCBj6BwR8YS7u7vPHo5QLRYU+JTNXQwzwRviRf6dzxtYoFI8rs1PnyVFIRZQ9ZTQnZXk2CTQVoRE0gNlBW3QURa9BL1kSQzYLZNFLr7YH6lQZbpQQUO2aaFB4nAtLPS0QC1AivgKF+bGzTKapbKgggwcGPACZqULHcoau5qN96IAItWWa82AG7iKq2AVnfCE/boJgqCKALgBT2OOrvCq4gCBTjgOnbNLTY3mI8BVNehLUxotyCLUv7EIiqiI3zBDaJGCQtDK6s1mEdDVsfgrB3iCCZKJiekY1vC2GtYJRK2NoAgvMzwKEXCCZ1FckBSc6/D/rpx75i5NTAM4FlQIVJA4A10dGcVdpAQ4rP/BhxjwCblITAmY5vkzuetCSuXYwZdOzENgAkBgLQqySxB4FnW51Kg4VWdemxugAIKBA2kuhYuQx0s51UFKSEmwDaWu4PmTCCRgiWdBBDvQyoXowlPFwCCwDeGIF3ksMJdrpoj7zGKbUYyhIqVIVNM0QLlusHs9uqfaP47lQ3Map9lJ5Qn9RUKMRepcEN+cWTgOkRlIhSWQAUEQABiwBUxGKL5LPK/tMr+GRo/dj3gwBDEm48TRBAKwgkXoAhogY02wHIbF5PGhYz/wg0CY7S7Qggbozo5dbCV+z+DU2L/uT9d2vKhV/zLmjGNKHthJZmQhG9r1bG755O2a7dfDTmQI1dp/MhziltpjxNruntqs5e7vpsWttWTh1uxGfhJ96Z+z3UZa4cYaVM0q8qClqLZtpOUnqlt9xY6K8CYSvggShohVaS1JOas0zRTDmqH6G5a8oiS9gIeroL/YsF4X5mWBiUpg8wSu8rS0+LM0lRu+QbVGKfDA8Ey96VDooCReGiAlXEczcqPNIq2o7MZ31VItjcprkptxgTBvkkfkHRdPm9cLlmeBkbj74vEcn1seUk18UMEN9QjfWlNL8298gO885KG3PYU9kBeoHmnIkhUl3x810HAe+h8Lt7QJuhhlWWltahtRuP8CfDAXMELDwFnRCQpx0ejwjgSJQIUhYnasFnSwY5sUTHlN6d7PIhGDeNiD+Ui3PkABb36PfdiFB1ABNECBS++DEiiFRHcPP47P3ASn1oac3zx0VZaoGWCBJRCESvgBSrCFN15lshvQTD5v586QpPXi8gjjMfaB1qYPTRADKwACPG5jPo5uvbuPXUiAJ2gAJmgAKCgC2+71EJHGUigBC7CAONiFimpkxoYPMXiCDGgEH2hZmiVkHwYn9tyx3h7s5UZaoUVuwcao405aVKZP80Z2pW13307Ot/vk49xZBw1lU2bQUi740EN4SO7iru1F9DT1w2k91oDvL8zQpgmJ6+D/MzVyFfo2wkCzIhf2cOSboWZRL/nWsxkCto0HwxVWzZ3AW/s2+WOrtPtq3UoDoGEJINZd05bX6G1kLiPvM9FgFma5YAsnrfiel0oxXoMhGjbdH1lO8BOaoSWScNalPy8XoOzQ+AuK75a3bwzab0vKcT6b15HPjl3GlL2o5z/Hh5aT8wm6JjAEjGhlt/Jzt0ixcSWvb8h60SUCthXe+Ih7QaQT+tnQw0Hmd8cRA/Sg4nRDAUd/9BtYfP54gDPAgEvHfMzvAW0Az+l+5B0pWHqPnYTNAq7b7UOHkFiwhRnggiVggDOYB5RVd4vd4s2u/YcPT2oPY1wYd+icEE3QhRdg/4JFuO0r8P3T39h40ARbEIXnFIXYHvfWRloxEAM6XgQL8AHW7m3dPuX9IIAQWAQaaIAqNvToTnwwGzN/Re94/3ybBVp3t8XXfvii3ShvZ/j7l+T1bDr4/BzLLk6A6CdwIMF4Aw0aLHiwX8KFAhESZLiw4cOJERtCVFiRosSNET92BOkRIkmJJTOKTHnSJMuVHBWWTCnz4ztP727ye3fqHT98Nz355HlT6E98O23m3Jn0nc9TQW+e4hc16tCeOIdCHbpzJ76cNp9KzVlzqM2dWLV21SlUKdWlYnOG3Zo0LlSxN/Eh1WpXKVGpY3GaHepT7FS6VKEahUuUr9qsZf+OVf/MNyc8nnjHPj4Fz6zNdyJAwAFCoi7pvlXVLq0bmHNQv1ider1b2Gxswnp5zp571CjqtmOPWlYL3G9g17HzhhXa2WxluFRtzqBwZESABDp9mz210waIJA5IiLpZOfJZyKt1pi7tNHBr5ZhrXl7vdabKlvZR0s/PUFO/FyJQABhgCDeIARIB/wHYRwghoBFgGSRcwZ9LLOlXoYUgbZIFFWpcqJ9BscRDSRYvcLiSh/Z9lJEutvAn0D73wWjRSzBRWFGHNE6YY0g3iqTjjDPhd5FAMGTghxY+xLIPRfxpIkY8oogyz0g1pgijiTIlpIkKLnShRQOa+BgjSFt28YUHoij/KeOUU8bUoRgEhBAIDT6oqSOPbFpJ5Z30cXTlnhiBFOSegxJaYZt95hmmoolaVCWeYfZYJ6OLtonlpHlaCmmhQF56aKeYVjkhpziKieiiNja6Y42mOpQqq6h6BOuqQl4paqGUbipmoJ+eRBZvS3X2m7BAXZWVVIORZ9NXr8E3FXqatUVVc2Zd9lhR1zoXV09uocYbasJ5e5pTWCX37F6biZUXb8Ax9ax4s6H31F1rwbeXTpf1NNlhgwX11VaLCdeYYJT5WtZnoZFwmMLrPpuWTpXlBRjB7r6DrmZZVXyYeGo1hR5utrXbLrEVX+Xaehtn5dvAyvUrcMdBFUfvv4id/3KwBCWoIYptsVX2AAUdjPBGAkudZ9NmgE277b1zwdzce5mFPO9pP3nC6424iqrJAyZgkGAJXKMQAIEj2RIDBSGQoEY8axPwA4ABZGGo1VhPmqE/BDxq9UD8ZcjLO5HauWuQ8WjCny677JGmhT/66ejcqhJKt618XkoqRfFkUWQjXyYpUZJ7rL1Piz/i2eGEe/Qz+hpcHqlJLDyepIktq9PwRRyiyxop5VjDEMIiNDQA++ODSl65npKeGlKljxffPPO7xpprrqwCemet0ss9OfG65ue8pldj37jgpUKu+/EnRo/q4KmqryqgiKavvPvsOw7486Y/T7r2d8J3FV8+Bf/LKiT7iVqAkhMACoxaH7uYAK8iL44FDDIbOxYBUxYUmH1rJ5WZDG+c5pX4IEtZT6FKx0aWlaYoZjz4GsrR5kWYuFgMZeYaoLFORsDHLAsuvDEgyRSjrIBpzGgHE014/sJAoYyngPKSy7iEY5cWkoVeqvFYcqzCFY9ZzDXCmpkHC9hDx8QHghrryQ+1BUIN+uw7BNCOeLgDB0m44APGutcpPOGJnhzsAiQghRgUExYMJgWDHVsLsDAotatADD4/BIqzaoK/5G3KIE2KAQbKILY9gE1sBQLJHgBBiYG8TgwxaNCDjIe9PWVoQ+HrSDwyBINTiM9+gurI6/ZWuH3sQkL/JomHGPbgpBq9KB6vA51C9pE4YYIJdFniZT82qYk9KDN1A3lRLV/EENAxyRZrs5xAWrQPa06vcP1AHUKEmThiLmkgurimNWNBzoFA0yG8NEQGcHGkWqLOSXvoXIvUhDgxiAFMDSGnLlB3H4Nos5nSdJRB9rG6LvlgHC6R3ThTpwldKMkgBo3ILgxRhDIhiSAFCqaT4mGLcVKzoggFkUQ22iRNUPObzOxHMPsBIk3ASU4NKFCB1rbN/V3IeaesH4q2l7vzDTWp4EMJ9fLn1PdBb3hR9d6ndne/+nxPqXmzE1VJB6pRIU9+3Azcq+ZXPVfRqlXRKytb08pU7v2pqrcq/ypWmRdFDXqRKTjMK1H4usGkBSZgP8xNVLriGysaxj16tcxxhGKbDcrMNjO7irVahtjgmDE5/2IXXw3TwAfuVTDAiZhjm1isLdoFiPe6ix+9mJQhjsaFKXNiX3+owo8tpoV0IU25knieaB0wsIp1LMk229fNNpC4edmNcB9I3J284GeIMEAaAiCCPrRBCoiQhB4D0xmxLGAIGdhBECRhgOoQYDkwKxdwccvIlbn3aQwrT3nyVTVIZs+pNiIAD0KhCzCpoGsBmIU1M7K2TUIEpwjqwRVO1NX82Y0Ar6NqRMAEiCz442/ji+WaGPIAFizBDJUYsSAEIQJUADQiC+BABf/OMIMpLCERP6DEA1YsAxmIgBSuI1w8ajwFDshAxJWQwQ+QEFDXSbNFD1gBkM3g5BGLOBEMOANDrGmLF59gxFK2AQGQHKh42KANphgBEzj01H4QwAqBaASdAGEFGizCDzSwgAdkUZAJ0wIKRfCDnCwQgQ+0AsEE0YSbi0ADPsvp0Pes6D16AIQu8BnRdK6lRsB0Az0HIhBdkJOXRqGSGxTpSLvocEJi8dDWpQQQT8gADQ6daRpEwAMcOmk/MsfnLmzaD12gAa5vHYgIJGAXtZwH4mgRADjL2UsfoDRDaC0GePTAAovI9K5pAIU4PCTNfti2Hxax6UxrGteBsB04Q6X/t+092FMzEqr81pfuM7/bcbPUalDdqtbFFdWrSg1c5ODKqXcvj95WDfhYZ6Xvdsc1flDViJ4W3qr1KZx+DhdSpq6Kb3abm8Mdggy3FutAooCQtI9JD266eMjy/NZjshVYsCZLM4LxRSmWZexvwFKtlBFNYBibYG2D08jFaKsw7TqgtrDSlDAu8GgXOy1QkENzqI1LgEj5DHfB46zJfPFkwULhz+VTFWp9EDE4L6xUnJbAbEGwWbSVzGU8iMCy8GaQAmzsIumoHJ8FARF613snOrHd74gisEJvQQ3g4PcRZGBofXSPXS4zSJ1Tlq8KlJoP5TtYnlQtv1ntt0DEEGgw/6XOFpm8gSgo/pGLovk/ZWDwhL8qcP2k0sxzRciERfSCvxE84+VLSDzAAGIoQ/kHpLBpRzyxgBMgoAVcWEIlzJAIG6y4+YKogA1y6TrfB9nJgniyGXA8/IvYuPni574ZWjwPJbPgBDEecSUEIeW4rWkBNTBFEkwhgQlslFBpXsSRevBRX7daA0QIQaQZsgUCtwWCBfjAi9Ba5/lfpulapsUZDSzaLhjTm23bpuEanY2aga0NFfhOpEHat8WaRNnHC4SABppJuanVPnjUOmwO6pUEAWCAuEXaAe5aBFxBLdnaAW6bD1JbpqVArBETQxBACfwfAnYBm8lCQnxTP8yOC//4AS5w2w+y2evglBUgmqZFYK4d4LidSYcJT/EIXFNx3u6Vz+up4YbdG8CdWfy0D34xnBsCle7RTcXxG73R4bnJUhqaT97IChmaVRuKFVrRSCAW4lqlFSK+lcY9kimhG1LZG93cxcjdS7C8V2gdl+PRCxmtlnEtUrWskNHUVhjx0Mjw0AdFzL+4xQ7JRsCkhQgJl9kR13HEIhAlRsdojNIlEX0Bx8y0TBl9nXMByyWexVbMlw7FBnNJxWcggmjQRsbYXTQe0HucRdkBHW3MTBWRHbOkzLSMh3cZll0ohgXZi3GxFuOpXWUZHc9xhXZszQ50gHbpnQFcwBMAgijcUWT/gAUS1EAm8IEEMMHQvAMBiIK3yIc2Zss4OguyMEVb3NzlXVHUCMZaZN7mDdxVJQRAOVM83MMZYEB1jQ1KANRPWZQtHAgKPEiDdQ+8QRiG4c1WMcrp9UOGrIKGFZz+zEo/LNkYMIBPcsASLMGJ9ZNGHZ8MEMKNAVklEAIDLAFSykAl/IA2BFQ/+B7zyQAD/ORSJsLziQLhKJQccEGQZaUNsAAHaB8DrIAJEMCLaE36dSUDmCUDZFklTFk/RQR30F8ScEIAyGSYPMAd9Nk6aNqcSduu0ZmdGcQDlMCjUWAEMAGr8Rm5GdM+xMIDWMGj7ZoWWIAFIJsfXGHn2QKoWYAL/3QmLgRCN3gAxe0DZk6gYZomDQyhB+DlQTzUpm1O670VTT1UaH7Em8RJn1kAFLSarm1Og8XDCzBBZ0KBtMlZZ0JnZ0bAKLSCNBFAD3hbF/hZZLoandUU4axOYWpBc3rmOszJN2lND5CnCxwaBUanC0ABFHjAPLyEIMbVHsKhfiFcU+1hf86k6c3bGrYkqRzVv+2kgP5nvzkiG7ohgmbkvCVPgCKcUTWcxFloxGFohWaooOgbhdUbxk2iJN4IZGyQw3BcVfTLDpnoyIVLa1mFcy0RBkELuXijeehcYjyXZTAGeUhGfb3Hv7zXyYwQzzkN1j1MNO6GCCFFe2TL5IHRAv/FBbI4JGakRWuh42kdkCfAAz8EXs7Votqxy2DAC861RtRJ40NqxQwlRzjeBgWlaZCiS1oMh2NV6dWlaXtEXtNtkXv4hBqgghqogVAYBTwEaru8o7AYZE3ww5bunNL4D1pgzAXtlZeenNKEYt0pReY5WILOVYHuQYCFTSgQVUXEQiwQAAWoJAn8Uh46KIZoiOxFYkKsUyrhg4hKSv38l+to01XKGCrAyvE135R92FMuAQPAwAJwgRkYq2Xy5ALEgBjoghjYQoG8WFQKAAykGE+yQJAZqy7w0gyAmAx4AQzA0z0wWffxgCewyJVNgfP9ACrIgkB1hPwlQb2eV65kYZz/4VojxMEuANSpBc/rzM5HwdoVtMIe6AIrFMlsHsQTGFoxQMEHRKvn0ZOR+MCoMQQzleo9ZGYCekDrLYQKZIBOfUAvRWs8nMIV7BOKEEkGLprjfNOp0cl9EMAN+MAV2AI0SesLZMC00RmSmRTKro4ffIEPrMi02gKLgB7CPgEQyFkDfIDrJCyr/dpqpgljPhqdiYEnxEOgicEVRIgkNZO0womc+QBAaZMFlpuEtqR97pu9neG6+WGrvp6n5KRL3uH5QBWrPhzeul4f5i3g+ltS+Seu1BXbEtX13C1ZLeIgMiIhnpUiHqLjUm4dLhUk3qet/uWl3BW9dIYpuuJpcRZk/32QcRFWFnUjaS2jIlnGsuRFIi2H3XHLbljQc9zc5E3Mlwqj6QIGHZFjNFakY4BLzIQiyATvsChRyJiu0qiiMTKGd5VWBJVMJTbGBVXRFOFGY3CjYsCMjKLd0rzH3B3jJvLuaZwi8poWjS5Fy/QGfX1LsPTVNQrvL6YFuuBW0YEcbdxiKE7WAz3FBt0Xpz6oVO2tRHykgN2AWvFeRIhBJpUC6Blo4TJKhOmmVC0EfwDCGfjN3fZhrLTeW4bYVDYgQgCrjJECuIaYDPDAPryYsp5BLenCfx2TRbUCspbfGdiDTcWCWD4lD5xC4cSCJswAkLWYQe3BDCwfjqGJW4pB9P95QQwwm0Q8wA8EgSnwQRwJGhnuXyAM4QfksLeWbRcHGgrmIHU6iR0NLZuJU9n+2geMw0lNa+bgApthLDzZFMd+1KQ9nP9p52raAhYKxB7sQn1C4RNIYcHWUiPalMyyVIUViCaMA4hskyasgaGZSR27yNCuYEjU0uv0jpz9WT/tASMnRNkCzwDyEkQwG0KY8k41IMNZnPX4rSLboVwV8OLOci4D1cTRLfqoSYEKLjBrFd+OIV21rS73cgTPbYSmIS8LDxzycjRfqIZSM8RRSYfq58XFMgdLT/90IvXiBJ4ibzVaYszkrvum6WoQB7+MbwXNF7IwL/juKCk2Xjs2FpD/TmNFHpZiVSn2Kl3QkWM/Hwt7pGnz/tDUBEf4fpEFyW/vxhykfpGeIuN3Qelq4Oi7lMx56OL2LkbT7Bya7tVy1QsS0SncffTH0d267G8URZGeivQCIZBfWCJCE0eafjQ+l271Bm/l1d3lOdIxE7MsA7NHgqomGSJCiBKqPggshVUyB0rsRZL7iAgVvAPixhIhH8RVmoHw/ar6GasYXKUg/AAVxMKLLcG19l</text:p>
      <text:p text:style-name="Standard">QsSIk4BXI/zIA4VEIFqEAvpU70TZmUdOCLxXX1CYQtrNgSjOsj74dZq7AoBDFeggkBnEEpyIIYSEnk4JTvWNsH2NmEwcnv6KAo2IIhL6EPCBR/oKRk/+tg4WhyRNGaQdCTPdFJmjhhP3AsEMyZB2DsAm82l2xO6bEEW6NE4YiBGiSAGoyDl90bTXmUxSYyhYDIJnVTLNgam9FnSHhU7UTUmlCyC4Dhd0b205asEUp2xI4apVFUn3zynIjhwSmz4eoh3FKo3Jq3U6/SboaVBGvKLBWwxtU3Mg8wegvugkqPfMtViLY35Caifpph5TZuW00ughti3/K35gmwLOcegD+Or8gcZ2Vi8g5Q6H4z1AUd6rbWyBSpfMXGYlVe+RqHMY4dQE8kU3BvLd4cmtpQYiBXmYYzfQUpuPB0ZKRvyEi0KY7vVthvStPuAElLtIALuZioyyFNbv9p42ph45qK1iu2V7KsUI0bKg3xbjTmhUu7opP26Flg4vFeOWTROMoYFus6RQB9jGGBI53qXI5LpLzIOWUFsOXu97ndt0AccNgQ2PxcBAw0CAqUACBU5TIjc/JE2OZOToLVJIbh5N/+cr4NhFaLsEMAq/DNw1WqsJTMQCoANrkiWanqQo0twArYwAqwABfstWL2g40Z69iyiFlXgAnYGU+uQJb9AAEUiC8F1IfJgIzh9nFHxDwkCcbtH6wBWk+ZFJjwxy7sgi1gZxdYggeMQ4FMqyg8AHYO4Sjsgy44WmyPQ6AlhByL2kVYZqN5m2pSnCYQCS7s2rQDwjOhTuK0W6n/TpNFxaFEOBR7eokuXQQ2AQIJ+AATNAATKMGe+eY0abIHKE5EQFPHqjsDZyay7wNH8nGXUEMCwNQ41bpHZDfw1Ga+6zeE53J+ststx/ehqzx90497gxWpbSp8C2hQP2KE3/mDuTyDnjf5YLXmDihSSfOG+nk1D701y3wtj3zMW7CEB/ji4EVQQFZlAFBr+ERXpGiak8zUO0WJ+gQ8WH274EPVz8vRrYeYrovUg73YcWLZk0xluH3/PD1siMzXi33dK9IZxb1RxB2Lk10spkXXZ/1UdH1CbsZmAP7bh6Pe133VN93TL0vVVyPaN/7bX9C4VD3UPyRxeL0YWb2lxv0l/3a+4+s9zSSR4fdQE1k+kJNd349+6zfR0WXi0+dLvYT+tri+3bOz1cui3pOR6E+94989KcJG3vc+7Yb9vEg9tLi+oXavfLA52+N+2wc/8DMSADEEbut8g+PbUAfy6Ck3U3W7QBAAI7wNFXz/reY8QkB1p4ISQ2QIicytvzFORWiCVp9YSCjJ8W318F1li1ErQExZwgCGmH6xdD1YwGFJJTNmHFYSJKiCCjH7NOmSw8VMBR79bPXrF28Bl0oVzoiMB4ZFQwYtWqywsSLmCoFLRFCaF29fPJE/f/oEOpRoUZUj+xGwEohGhFGajKp8YGVRIAsRGjBpEEErkwyBUkTwEP/rQQkgXZzuMShSjKEMfrT4iNWv5889/e5ZKdLFwlikQUWucdGliy8aNCxAAjT34FGgQo1CHrpPcJe440KyzSyGQIkifvwQ7uInUOi4c336pDz4i49xmlIjjadpKg1cV0tk3ZrVBY2wHjTt0RVPaSDCVbVE+CAL6t+jBEL4oeFjbWzHUbEfjb1ddnfr2cGDl+w9vHjARL+XV7+efXv03a9rJ8+d/nz79fGTl/9efv3IgPML8D77zBNQQOwMdM499hJscEAHo8pvvfG+o/DBAeMjUEH4NqxwKA8fc85CyEY8z0T/FvzwwvRS7G/D/xw8sJ93aOSHxndsrPHGHHHc0cf/G3vUUUcee7TRyCKRPHJIH49skskggYwSSh6JTBJJKa+0skoshfxxSim3fNJJJcHMkkoux7SyyzPJ5DJLLNNcM8o0wwSSTjW7tNNNMbX08kk360RTzzn59PLOOAm9c88y3/HERRazixFDEfVD6h4VMEAhgFn26fCnnl6gAAVNP2hFjLUyDFHSVScVaZMs/CGAMVZJ7A4qQLJY5Z1HXwSQUu5CfKAlM35AxcQFTqjkB200YWmJCmzYRZMZUjGDIFHuEnaJJcwQ5KFuHaIo2rv2cVYQAQrqZ1oWkkX3J2fDnagSib596AdS+JOM1g2VwqWpK84TyidNoFtkNNAII026/y7AcmofpaRTDjWksnirER92OS9jXaw4q69ZndMkFloCoAE0kwNJrtRfT2Q5tn0M+Syu5sajJASUEVYYtItjkQzmz/rqtCiCQ6iKNNG6wGU0k9HyYJxZxXhisNJMRswDbK8TA4aiaWhgHkp5TbDFsFe8cD8V970OWF/3bbtst/njcOy5J0QbbAQrHY/u8GScW0L13BZ778HJxlvw9GrV273E8T5bbU8dZznEyBmfnEPF324V8MxRfO9vwlML8hQePaFxdNP5OeWd0VX/svTVSb9R9dJVr331220Hs/Uubd+9dRt377H04RvF8fcbXz89ddyZL93JQaNk3UjpjV9e+v/jYf+z+uJpN1125lV/vvfiZ7/9yO5zH7/8NX0Xnvs33Xd+z+WLp1H+273nM3XgpWw/ezaNpyPnXS9/rVOf9dq0PSeFr09teh2e+Fe7/WEvf/iz4I6U9z31ve9QyHNUpMw2uFr9RyX3OEOmAnADUZxNYEj4AQrKEIBSkQIqsFGV3AjXnu28igpq8JtRekaJLLxgV4bDYap8JRJbOItY2sjMX5C1hHv1w1kVMcgMBMKAlJBlBcmqBANicIqReAKLz7JIT6AiBw48RAZjsAELOOAQlMjiXcPylkO+NRFBVCIRU3zcERc3EoItpSlPsZxIBlkVGjAMNKUJTSPFQpsAVCX/AukQA2NEUjFcnKYfd0HKXe7Rg0VYLWMqioUmNDEOAkjNZKShARQ8IDQLxQdzIlmNZeQCGVvMZSoGsxogRBKLilmmATSzpWDWcbFx1McWSjFaaALhyJyFZRQYUVc/TuWJGzDhM9HsQjEaoA1dAKaZ0ZkOqka4ILjlMG4u+iESIcVOebZobSUKHOfwGbnHdU5FZLvn2oyYtgiVbZ6ew+c/KzVQfprHcvbMp6dQVKIMgSiJEDURC+02UbaJMHN7W2hREDoef7xgpKsYKT1eYNKUorSkLSXpC+gxUn+U9KWrgGlKa5pTmu4Upyd9KU1ZelOb2tSnRNUpSV2qUn/QAwa0//hpT1dKUhjIFKpK9elVn0pTlcY0pSfdqT+m+lSmOlWmQZ0pUrtaVZ2GVaZU3Slb02pTrp7VqHWVqkyb+lKWAhWnXN0qVc3qUqyatadU3WpfobpXmCY1q1D96k2Xila5tjWuT7UrWA2L1qDOtaw6VSxn9SpVsqIVsGqdaV7dalrI/nSyOR2qTsHqVNBGtqj6KFyBDnq5jaZzD5jSlArvFg8xxAANoypBKU4lBlvswZPxzC1CifKqWPkTQ/WBzat0pbmN8spyTPQjiZClLB8KqyM2wAi1zICuS1KrIct6TWrYC619xMIgClmjHutVARHUxScPWIEMzCACAthyH6W8x/8eUPm1v2BunSLp17924jJbdAwtCdhFXUZiC5HZo8D7EIMow/KBeUAlNSrIwCYxRpS55OUs3fDAfpTbnVjEwhNPeEsgihEBgFU0nfjZx2qSWcyJNaZiERvFNUcyzMs8kS6V+UIso/KAHpxFORnbQ6c6pRpZeHjGnRynLWwRj3iUggkmu40H6KhL6EinAQHbbQjp+dwQxnOdjHNoSOWM57g5t6AcvWE6QZq3PitUQz/8aEDzXOhB61C7dpORdSo3tkgPlHIV3Wc/cThpybUM0NQVXN0a7OiEcjQ1/liFX2PaWpOeOqqnVimrT73UWJt6pvSItauXOtVc13qqMdU1WFP/jWqTtpSpM5Wrq2NabGW3OqjIXqqpWWrSmGLW15GFNbSHiu2V1rqrul6prm29WFlDm67hlvZQlx3rbW8btbYGNrZLOm13b5vavTY1u2WN1GmvdNX0/rW3T63rW3/b2u7O9rtTzW+Uunvc8e73tcWtbHRTW9q9fnW8T7trlEqb4vzu6knPvW1Xd9uv5C52vOOa6lo7XOQMv3es84psXHvc3RZvNcatvetcOzXg5e7qzDeB20OnqNNFWQuYT/jb6ohEODyRBQyKi4LjKhc2Ch5Jl925aETHg4c+7DMP8QFCOhMaMs0a1g+8Tl8Fh3eKVTyDKKaVRRiscAYmQQnVYTOt/1Q86wyyiMcuYlESQTBgDAzgViVkYIMBD0UXXUwvJaCyB1HsYw+nbE6vknKGUmRZ0khxZiEvr6CM6OIJRbCKB+7iE4PMeDjXDKXpnzyrWDgTl0yfC+VROWGT9SX3sMFILKweG020ol+LgOWQ7aIJNXzAhyQuSoE7+bMuTOfCqMKmYOAiZJq5BZfGFIkKWCOXoBhknBnpwV6eXMrUzEYovsdmc0opknsIJhCNaAA6RbK1UTbAHp9SVy2F7qH6zKHeqVf4TOsQUNQ0Cs8YULcUx84wz2USrW/ILre2TtEGcAI1EAD/DJAaB9M8bVLuTLduaAEvigR5LKMsSqP0ieg6iv9uhq4DQ00kcArWkKrXamrjtEoHMeuuhOqoiGqv2qqsvKqozora2iraMmumiJCoTErgWCqssq3ZFgupWgraWOuqXq2rWCrhmLAGearYourZwmrarhDffI3n0rAK8WquanDjxE2yxpC2rK3VhAoOI2vfZu0Hn80KWQ3j4vDYaoquegoG3LDkWoqtZOoPaaupmg3jFJGu6pC25oqr5i0IexDlak2uCgvf8k2upFAH8dAH563gLGsM/2oRNy7hXosRFWsPYe6sotAf5KHRDKrO3mw2RgJV9iDpNuUorC8ekKC4yuC4xGxyLk9vGhBCogtWZCUEHQQ2AOEMeGFXPifrDs3/J8iiJfqIhhBJJaJoWVaiJWTgI/qh7pbACwpCDKzBJMrRw2poBtjlJKKlU/zrBBJBBJovKPZAYJCiJPhODIZDG5EsGf/iARghCExBClzgA5ZOUoBikPxFxziNLYaJBqgBmFZIXTTsU3wC++zPHgwikUbD/kSGLvxPyoDADz4mKn7MmDyhLM7CEjwg/khEaqZPx0BG+NRFE8SA/ngGkWLhx2KhMjjJw/rhBaIDl5YpKDSB+7qGjnpmwTLpK7pmxxAJlTrpJ6ACNcQgHhwlHmZsFTJg+rzGMWzhAe6gYT5gF76SuWRJANVpAwXtAeXs0kZwGekSIjHtABPQBTsQiTSE/wPniQLjLAYDTS8J8y9FDTGZEVj8sjw0jdIyzdI27dIaCnIqE6Ny8QVB7S4TEwNh0Dv6cNgmy9jMDTVzLrZgath+juYu7uWYrakA7hLdDQ6vjTZZcRWB6jRh6tcWCzfDTeUMEQudcDhpDRRLkwy9atuqLdj0DbNYkxUXqzg70eckUeHKbbJC7tmULTufkNi4kNZwLuWu0DR/Dg/7TTpFjqRGbuLozeNgLtlIKtlwcAsP6+HWkD4n69eqTTqlEONei9eY8NrI0ze5jeNc8z8/Dtd0kOB0buIe1AYNtK/ILakQzkIdkd+Y0B9sywBtETAjkOnGDy988QYiUrhEhrhQoP8PSgAQUMn7akgFGfMWR6Lr5gk1hIgKiojQ2qkxUXIcG8IG8KU5moPt6K4lPAKV2IsgxEAT5CAVJOIHKMEWxEAhuGAJJqIiHIWLToBY8IVcBuYbEUlYAEwGBEzBhOse5AAJSMFCFqAGkmBOJSAAQo9BuqM4QO+QrkkpzqIpPiAk+rEfTuEGfOADGGPNTq9TlDKaQOMoU6NTEEIv+KImVcIn7kIMSsEDAMGT+sFRyHKUnCLNnBIGToxhnkwUFCf1DgL8sg+VpvInDMEF/CDEOuXD9oIwglIytoZh+uIKYGPM4uADMiIpqIIplCMkxDIeCtUHEoArUeEGlgMobAEfKLX/NZzvJ1qhY3whOYDVw+ohDp51Llll0Qiw8+BpRGtU6+oJSBVTA1sQAkloL+GsAsvVXkWzMOl1Bi9wMflUQXBRBgWtBFewYCXKYFVwltT1Mz+t8wAKXwWKKGzu2ICqqTixB/8qrRYOEGlt3bjzQUtTOKuKOU+qEjH0CstqQWkN3JRKqdiQ3WhB18rw41COqJ4N3XrKrz4uZ0FOQNvK3pStOF+ON1ELBztWDMNTsmrOEkm2Bn+TEAdu5MbKEMfQ3spQ3WzQOBcL1uYK4E6LrMANOId2O2Vx5zyxFPHwCLtQ5yyUs9TzN2NWB4uTNk9qZpVqFRPLOa1QDin0E1euNo3t/wdnTg+NzQjx6qRs6yEXFrok0Do8YR9gQAT6YHInd1RGpQ9aNACQayQIQARQIA1alHJFd3Jf1Ps6812dS7oWT8+gQrre4Rrb9WF/AosIjwG4gCE6onbBiACggu2cSFtQAsGwKL1ggIb8i1vMQAYYgAPiCCISgR5fchyQ5SGWQAaslwGwdwpiAB5iQxdsIUq1NBFkAAEIj3kfQgAo4WxsAATmNAlGIABM5V6B4sF07Gv05eoQyVRpQJG0wAJcwAJMz2qGEiRKb/oQowgWiQZcoDc4ibmooAT81wKg4DMOwwIs4A2u4gPYQsoWQTpeyX+1oIPrL8UCxlWlQwvarD+i5v9/I7iDEcOCXSAC4gCbHqZoXAmAUWaRcClWVQ9XReODiyAsEuCU1OUFMqBqrMKCLWB/WTKWfkwXiqyCWXh/c7ItAeNUbqAsDdh/K9gHnI8ZyXVfLRMaB3O7TleMUXfUMHNd/cyMlXFgGdMwXRAxbbQB2TgAr7GOy/h+CzAyM1NhWUTTBNkyB5kz74nR+JW62Ak/DAvVXEoHT/PkitPg3u3b4tZnnzbffPY8b65n3fM1KXQVB1Rj6xMMW1M6362z1pYLharjdvDliO2Vz9AGv3MSO9RCIc43X00I9wrVfurZMpE3yZM3xXCujIpw3bY19a1BM/neJtQ7x1CYSQs5WU7/q1gza4VTOo+NB9mKN1tRFGMrr3rZCtf2CCuuQLkw2/Az3oD2CsXQlvGWYjnurmq2mXmzOjchVvXYXzdHMM/DFobRcgV6oFNIEzqFRQc6oaUOmLCpBdmYPnB0kQ+C64bI60LzR2VQDBbiTL1lj+blo+9lHmxheolUF5ylHH1CDuTuK/WuISBCEJ5XBhhBSc/gg86RBWQAjyYieedFENDUE0ppxupOBjw6XuyFEqzvJ+IUDkzBFCSgBDYykFIjkf6FYI9iD2ghOkAjZ0YjEMRiF+IhW6yAaRKmKW4gOjipKhcGaRiGME5vLoKDwrbaUUkjLoB1nCRjD5TyYJ6s/z6k/zgaaasPxjSKSZDI8pGiqYO1wCtoAIUxaSSGA2KiyTiUBhci6VL9Qav9ABdwYbNPpiV9omI6+GSSJjSawmkqRLjOzzhyZlERWS71NTDRFUT5+Y5zqF0FNo0PGZAmsyLTGI9h213VuKB02zMlM18p0wEtMC/hmDNTkGAPNroTFgRHE4wd1gOFW36LAt7s8NawcNq6+QuPWRKbUzZPDmov8WnhcNq4MwejKtk4Lr1v7T8PbhXLsAgh9N78tt/2Ddv4sz7xEzpx1kCHzXDrEL5NGb4hkUEHXL+RrbAQEbHYs8DNLdru2QnBMOO6O0F/jp0XMRHVVhAL9z7Hzda68Dgzbv81t5aeI65w3zA8gWo1pzBnrxYPL7w1mw28zdCa33m/Tzmd9SoUZdwMcROVYepDY5BxIRBEYEBUFFqgU+hJ56HJn9xyMbcEiDU0i1t2f0J1J2a3rwlXqpGfYhe7SQJ3HyIiIsIM8hFfNPpL244FOuIMrkhKnXQnaGMFmld5GYEAqsi8VDUtu6ghrNd6Pxoi9GsjfTKsVdp6IQLxfiAGRCH4nMMEQCAXRuANtIFV+XJ+uUbHeiKp00MMtGmCDSaaXqkBRsFTVUIwErgvtAE6Gruw1cVU2RppdLgvMkbMWGGCmZgpEEPVixUZbSGL4cIHSNU6IGat2do4LkZoOokWPMP/OBpbOdbM/i4qHu4hi8n6tMdBXRhjH7TpZrb6MKBA1b+d8vqhHkqgN2yjkZLDA67gGM/DE8CMFrjJhYP9CjivYV/bjnkbNOX1jLccjQPNoW17LmX7fnE7jkP037EbRgw+4SEWuck4VWpb7Bit0jh+Mz0+kAk5BcH8uBO5Xj3qPlbLu6utlcHtC2s23MgNFTd22HL8CNetQKnTmR9O59iq55MtDIswQJmQvd3zsyB0vVNOrbpzkhGL42SWEBduPYWcrbBWNit06GfN22CenjnxnHfzZlO+pTCc3CZLD4MTCWvewq0wnH+eOtFT1d5qEfuKqDb0aM0z55xWmvuQ4d5Q/0M3ce3p1gxRvK7S2xLjk+YJ0RS1VttcnNoK8cNbi+FqManfDHROcM/AnUQlo4bE4GuojoidSyvH+KHnI6JJTSWECAZ61Kovv/JBIiPEjLlkn7l2cR56QswwQmQG9VM9QRNCIrkibP0OgtTFwFRM5cqu6R4HQtJ5grn8iwueV72CYyTETAzuQRfgsh9aQcOyNSKfFJHwWqplA1ZHrKG/HG10wfiTSyTmAfC+kTFmzEpD4iVN5R7mix/FLP/7YZzCPxZ2ASB29RMzL1a/eJpaidG0Z08/TZr67TF4sJ/FeBbF2MIIsaLFjyD3ecKI8WO8ffseeuy3z6CmWJrG2dJkK/9WypIgLYqKxzPiy132DsYiqUmMmH0zi9rSJQuiz4ixYu1CSFPUy4EgcVqkOFChxHgwueYca7IiSbNoz2oly7Zt27Vq3crNWnbs2bl48+rdyzdt3bJxA/sVTHiw4cKCL66kq5gtTsSHIxeeC7myXMtr++7FLLkzZ82T9ZaMq5hz4tKe/6JuDFg1WtarF7+WfZe2Zrefb+c8jTu15bmr/AVfRe/Fqhf+YNB6QU+4P+TPix8nTty4P+nRYVy3fty5cuba6VWfLh67dOTGmx8Xj745PeXP/W2X/55W8eT0w3uPfv35eu3M/UffcNAhp19w0ql3nXb0GZeefNY5F1yEzA3/GGBytCinnHsUVpdccw/6xx+I3Tm4HYLUIVeceMJ1eCF66wV3YIUxGujfezeeCJ1/6U1Inov0gBifg+59SKOKH85HYnMtcjghjsIlaOJ4TE7Ho4c+hvhgd+eNV2F8AIKI44UYwsDkflfe5yBxElqnYX4ZyhddiC2yGWCF2K2pD2q17eZbZKyFhpMnLC2WmRgfpbRSnw9FZJtpf0Lm1iZZ+ENAa5Ayqkk8lPrzjl+YhppZXY4i6phBPH2EKEWKOoTVPBGlZGpUB8VjlFG29gOTJjOIY0YFKiBakhi6xLIAB5VUAAOiAjmq1aZipIqpsP3oUiifnZEVFaywtfYRtNHG/2NtRxY5ZVFDJ+GE6loLnVuooiyh1I9AEsV7k1mmpnTVoltFq2uoWFWbkkC6tAQvW9ZqpCtKUcVFq7US7bPHvpvuBJKzZrlabzwOKbxpYxGZiq21tuQUyzx0Sapbpn/GlnKk/GL7Mss0w1zzqI/JptvOPPs5c12njdozZYAOHVpeN6c29NJ+Qtrbb44tzSjS3v7FaM5wVR2obS7zi7XNs+GVtNDZMo1tYERa96DaOCp4o415silidOvxKKeN/b0pYttEdpfihG8TCGFwgxdYN5NrCtmic4XneKaJDJqo4pp3B85cejDOSXiBK1J+OZvd9Zd4lACCTud0mYtI5IglUv+34HIksk344fHpODuNiOPHZOTVCfm3eibKV+PmznFnYJVqyw3mifNtHmOC8vFeZI85RticfnT3hyPxqN/H433Qt/3jemuLGd99Zhb/fXxZEshmcZuMZlfYRrs2/2o5A9xn1vnTb7Zoh6EUFdRgtrsMhVIv+NT9fEaWoDFQft0C1WUa+DHFiOFYMqjAGb71kXus4ARmYMCyHMU1xvzvZ/LTytQgqMKhMLCBvTmbR/ontLv0b4b3u+HXpjZBGkaNbC/coQlhqDOqseyEC5QZz26oNSQ6cWekeRTYxjbF2fAQiF6rYm6eVkUuquyJotKiGG9zNCNac</text:p>
      <text:p text:style-name="Standard">YxhFFTTXFMb/rH/MWZVc2O3sNgXqPWMN28RIw/Zch0rYY5NDCrc+O7mo/OcqD7kiVKIDCkm1MnJTgjqUHnwQ7c7ha+PtqOedVbkoT+yaE13ktuWrkcfI7nuQdIDXZPCE6H3cadwsYMkegj5ou7VCXozktGNAAcdBj2JdBnyXuI22T1H6id2h/RlmUSXyC6Jzj0aaqSQPImfACHOR2Ui0dxW98duLs5LofOc3TRXJOFBj3C8KxAzhTe4SgLOTrvETu9ciaAr7QmHONOj1QwTQRYW8WtdYyIVjyiXThEAVWisSEQAcQZevCOKEJXgAttIRByuMYUxIxtPjlUJGYjgoLHaKLIS8QNSYCw2/xSdTM3EdtGt/fNlZ5QgFiFoKP9l8aY6s6EX8ZlT1URRZhG1X02D2hg7gkafDsznSrPoxoEi9akTLSIYpzrHMyaGjkj84hL5CUCn4pGqm4HZTrUq1JVJdYIBbSJA95m1tLrVqgkdq1hhWEapeYZB0FPbM/WzJXIq8naEsxyUpjQf6+UNfcwbJoY4iRxsdqd0eMMkjLDzJvZEsnq/bKwhNxS8BlESOnn6XoR0B7kGJXI46jknNVvnnkKqjpkVQhKYgMchKH2HP7dkp4mA15+6TemajyOfNmMJW10iqbGz/CuESnnbLcUWl4eUU/o22UpL1lN7kUzRNYv7W1C2Nm8LMv/t6PzWx1mmaG9485yVWCSPgP2sgGVl61mV2NY4NhGsKEyLAAnINK3EQgwCVKBQNSrTB4Iqf3vMDIJBFYsZsMAMgkiEDMZggxasYAwckEEiKiGAZfmrqvF9YR2Ltsd9FniIcJTvT106P4qaGDYJ5qqIT/zSfOaQqSH2IUsJCsam1i+CNsWvkFtaVa8+1Wk2xaqRyUrXLubRqD0+clzD+tUdv8ap+VUjTKVY5DcKNMUxDfGImXzUFf9Qn3thXzvjljtZsihLxZPleDCZvfr4kpTBA+3e6NlO6tqJRcBtXI9CKyRtnhKSinQOe7DTJMotiZjK7R2S4Aml2CEWuTESXt//ygO54fIOk6xMJGbl1Dk3hxc85c10mChp57c5rs+iHl19vuRJGcXNm5rMNPAui7rQrVKQvAVl6+YWnl6Xl7abhO1id5TsbnopSuSDtmYHt2snoWcTSkzjXIXo4hZLVL5v9fGSvz2pSl1Khk4rSck69VAcyzBqKGWpt/cHZgreQw5ckEElBMFvM/h734IQQAz6YQtFrZXbBUZyDLWdY5d1m95cBBq5U+xDFU78vV0z8Yp/amYgY5SoCC+xGcedcTQKMctSHvcWwT1k/PoY3fN1IpnLfPEnpzzmLW8plHVeNKqKPI/hLuHV1Er0oIe8ZSOf67xrDkXfvG667jOkgILd/7ZsOs7P/pkQK9pjt/tQ6bE6omTgwiudVZSoejkCZ/S0WbrivODtrBAOK2jhoVBDJ0tv/qRk8U5dEcF5usBmNXKDXbez4xW0VrLc+RQ9W9UNe86WJbU6AQk7dvJncgoCZ/J27dxw6pLRXH81XutkzejdHT10xxM9z3R1vyWIPOMrdKobu0tB9l2Sozvd9eLknQwFs2+TvRK028vl/ooZ4TsFsX1LDlbM7Der/0Igf1965m5v7Wgd7yfDFaoLOUyBAxs2QyWSZQMkPIQiXwYyvMfM1Z+nNMhDhzGO6U3HoD58xihfYxjVn+QauzvmOiZXO3dCL7dVHodzOTdVRAVzKv93c++XRDbXgEo2ZTxXZTLngGBDRjLWVRhYge2nf8UnRyEIgiJYX1s1gFQWZB7IY3rBOdRUXSwyJK6zXPPheH8EIWpSdc6lXOyzXedzg8KUg9RhWYPmaDniaj74HC8AA7/leJwETb4XTX2TI5/2Z65FSLyFgzc4aHEWg3W2aqpnTtGzPG02Sk8CZ+SzXmdng5QFa3jzeufRWqtjWdODTqmFWaA1h62DHMvxHHGXPQBCWr1GXFASOuahV26yeP8hJKHGPHJWabkmOSsyJ+bTTtKmO4XlD/dEUwyIdEfHfz3HcvEnRRKIgCBhUAhFRd8SDwzlUBhngTg1gUp1ZWHWZKP/ARElswf7EA+2sCr+FG+deHSwiGJ1VUPfdn/4h2KhWFYVt38Rp4wmxBtmNo0VRWIqpoJJZ2QllzTXR4oYWIpMtlYJ6HNEVjbNt4xmNYy2eHPjSDQKt44zR4DYuH4rVHT0I4441Y3ROH9Ix4HviHJYxX6YMWe6NT5s0yMwEkoVAnWfNCFfwibL8TeWJD3NRSWU1Igboj2zpCV+s5Calj2b5yFMYh8GEoXBZINa6D3lxYMK6UfwNEyAVCVjSHiohj639kiJeDnVJDoziSF76IRN4jzmYWsL8l3gA20rCXqsFoic91dIUpHJg5BiF4ioNSTTBDg8KXgW6WtH4pJ9xGnM/1M6WIheT5I4ihOVUVJ7tYc5SWJIHImQ8SNxAUk1oMiPQMRxInZ/c2l8zpcFA/Q/Z/FflOCX7aZgEQhmwrh0APRubSEKDjETWwF0+0iXKZhUPfR/TTaZYaNGM5VwNaV8K/heWlaNAEOCcLVwTBSadQV9GNd0B7iX7Qhf1veNtMmZpAmP7CiA/Yib6iibtak0NJd9l9mAvElj9GWaW1aCyLl8YmZlKOicCKiNmuFnNRld8tSDLpmF7FE9rPAEAzAIA/AErGAmhvhNWHg8ypWHOLkdNlADmRAJJWB2n5VIysEln7OdO+gmJoAARzACIRB3nVOHS9lbKkKVL8JbRWKQQ/84Z5yzammXhaM1XOvzJcfkd7FFidpFJVM4XjZyoY2TTl0HlDVIeoCmN2Nyh3SoPqKEPGpidltnAp/QASMQANrVd6BnXBpaeFIybIenkSvpiNTjlKZjOnkliBESSIN3Xp1nHMSnQya3ffU3cQ94j15Gm31hUMFojuXCKZUiYHBVYgcHnUvnQNVnFgWDEAZhFDMBExGll9b4nFWafYaJR8jIfD61gTPmptm2cGH1bh23cbc5msiXjrl5RU52ctoGjr9pY/MYm8b3inhKjr3pj42qmhToqIkaqQDJdIDJqQZmjEb3qaK6j/X1fv8InSuXqfKYKeH1o6/EHSvCSq/WbI//lYPdeQAFcAAN8AKwcxzk2TmYhTiVpmtTCAM2gAVwIAETkAV48iCzxmnDsVyn9HrMQQuYwJ8GUAZix1rPZDgcGTeYCFkSajebRyHb+ZO4oznOtmuLN1lHgkky4nvkVV1/xUj9MXayF5OtSiUGmnbJ5aGwtGphEm0HiVp1Y60IgAgjUAaZYyXYtDba82nb+WmYyDzCd4NpOFu0R23f4z5rE1hasmi8JEvao4kBk5pmVZeJuY55uZw/16mm8Xx2FZj98HwmyHPKF46V2o0vC4HQWG+SiaoVQQJFEAiB0AVIm7RKu7RM27ROi7RH+7RNG7VSW7VJS7VL6wcBkADUMoo3/6s0SLaXf/p/wslixsiCF9iaKet/mDpkC7iocDulP5ulWFamaGupsNl0ipqqlNqzYyplh0mmzqicybmcwMicdTmcWhqcQrtUt3FbTNlonRRYfudMw7R1vHodW0cP3pmrqhAnk2Ne9TqytNQ+uUMP7ZkJElACgbg436F2NakhvPdOxrGfUuCfcTdZcPaqcrNqheShu2NOwqYg4sMfHVkesJcdYwhezARNYbm8UtmsCRJNVBgnxLuH0To6gahOmkOD4iN1KRpqk7QjXOJ3oxt2arKfR2AA/5locfi7JGs5cvNJuROV7yM9tGeRgye+2fWQsqVYxAQ3rtVrL4BtcKSKn/8YneTWpvYoboCrGahIt5H6EpSyCu32pVIVpu7of6P5t7+IqIILNXAaD0TrB34QCCd8wkarwkaLwi6cwi78wjHcwjHcBTDcwiycw0erwzDcwys8wy7cBTKcwl0ABZRQMt6mjzurgRJcjgdYnGa7xHYLVf23VIgqwXubm6TatucIqWUbZV9cmVL8m1zswei4qWHMl56qxBXltUL3xqUKx5k6qWYMZfFIqKwKaLPnPE7JN1rpJM7BCjdwA4JsCDdgCE+QyDfAq8QRSM7Dllx4n63aJThyrHBQCBPACo0crIyjlJSovByivgaQAXfXoql1hvbqushDer41rHEIH5nDVy//WXd3c02TIziwDDiFJqsSeVm4VSKTKDmfNx/pA3rjO2eZRiFzk4aK81qbBIb9O1hquEn0YLu4qzd8xYOjl3aVA3xJ8jyn1luK9043KoNH6k6jVITrRYYhwiZNCrSuKZnxGGPEeMCmeEc2I7P4HBgI5KXx9bYr68Ropakvpn3yvJgbTBrx8ARFQANI6wc2HNE7LNE2PNETDdEXHdEQvdEZvdEardEZvcMW/dEhbcMYXdEmvbUKAaigSZx5a6ggzKkBOMcEDV9qy8RsW8aSiphx29PbOMWlWJx8i8b3vM89vZrZWNQ0zY2Be2Ae2GVQPYKFO9XNCdQ1nYIJfal8ITl7/0N2jgayotQ+39MAuHoA35mrZf25S0iSq8AKqjAADVCf+ZuQ2WuftwMh7ZkLEhAAsxRoRNKjmXaElGO7UvCfYvls6XXXo5MmPpqWjUM8muQ7hiahtZSgjI1K0SWtqUNKdZImgYVXssrYqnNrM3gnikStr5cmqNSU1QZp0TUlOmnN2np5S1JZ3mqQ37t5OPiTtBR5uwd12+G8eqx6k5Y2gBNIpuyGOLInImOXYtXBTW1xDBx0RO24EGxuWMx0JYF+tEiNh5t8lsp/2GdfCZyYAQ1v48AQe1AsUaEJxQIWYDEUsWAt7A0W4zLf1WIQ8m0t7c3esVAT7Y3ftAITxZLf8v9dE/7N3i9RLOxN31HRMFFB3wcRLkkciy7XjyydjDAXxXmLtxlYxR9+xUc94lHV4TrNFwWYxheo4lntt0vtZCf+4VZNx/VD4/dV4qPKcmycjxY+1IrLY3esgTdzWL9Gvsj0OTJYdbL7Hk+AqwMwAAWA1rm6qy9gCKTW5Ln6BIZQeRfSuyepTcthCMaxdZZ8AfHJljCgHTAgn80RkeLFhP7Qh0v4Zi9gu9lKC6QWJCjyAnO3HMxmHfbhkEEiHky4CkzICrk7Jl6OkHj+dvLBCovGHrOE6HHHO0xYHLxwHJCuhBf6dsj9dsjBC+GRTvcR6OnBiEHydp+9IGD9dlWydYj/jjhwh+gQouq+RSAvQAW17q3LEZGX4+l+Pie8uoQw8IecTmui3L7LXDv++z5yQzzLI1lOSDiU7JPgweVqB8vCR5UnKiGC7bDn05Gbg20Q18WL67P1TNUujseRos8naFFVjbjOPYtzOahn1tJEk7jNOd7/8sR82lNs3LMoC1PSnXHpp6gjVuEM/MUzbd1pW5rxPIsxDsY8ncUWf5p56tMzfu7VLWQXD6e6KZBaLNQSpTKEK++zmfI8jeK7qbctDuM807pkcsvoWYinrJ5x7uj00ADf+eQH8PM9/wS04OfFQQtkHeUDYAiaDOftESYeik308R7HmgSYXClDQpJU4Ode/2Ieg+510/Si2Pqfs+TnoP4cTCjn9+roKtKH99rNm2NpdibnwKP2UZ+Wlx5bxBGRovSDBYIeeJNZkjcitCZqwkEcet7MDgLpCkJrk0XoajIkichJppUctDdrX2laZnIhbrdcveR2RW/n2rratTShYCfJ6RN2v7M8zso5Z0ihpaS7tOVZpCZcsrr6bSPXHHIdm8izhdq4PDXdVNpl0rkzERxXYapVGqy4dQzPy5j8Jk/TG25z8UZ/2WZx9qyMZYRRF3eXYbbuMwu2wa/hUFrQjCudMB3iED/iH9/GSj3xCV+a3u+bLB7dLB/UE3+3HW/i5d/+lYqP/g8Q/QTG60dQ4P/AgwQNJmS4ECHChQoLTpQo8eBFjBkrUuS4cSNGjxMzjiRZMuTJjhT9+aPn78Uqly5X0YP5smVMli/8wYhp8+XKFy9uNBgwQElRVUSNFjV6VNUNekGfHChQdUCDJzeCzoRBS2fLmjC7vmhJNqg/Wi2wwJFQYtXPmTq9rorL8+bbtz1rrlwZlZ4JBFJGlGGl82XXmaxi0qKHmObXnUB3Rj1reCXMqP7EssRJ1mVZmazeBq3cszDfuDW9+uXM+Wzft15JuzRLWrHmnzJvvqxNuzTtmaNp9/SMO6/Xyy3HZr4s88XYmHm/roJRmTdy4S9O62QZde7bqIAFh1DcGHlkmlH/Zxp/zJknTr058yrv25rnTxig84pl7Dy4YfCk24ysrniCCSiYUstNr8c2k+cigxwqaUIKIWwoJQkrJElCDkXy0CINQwQJQxI92iQLKtQQsUIQO9SwxREhIlEjjkKMKKUJP/LwoQw3ZMjGHGe0cEgLXSTywx+RvBHEkZhMskglcYxxxxKrRAmlFR+CUsYlhfRRywit9DLLFTt0kkwwm6QSTTbbdJPLJ8W8Uk4657RTTBlpvPBOPquksE8dfbzzTREBrfPQQLPEUlFEGw2yzxEXNTNOGLekstILtdSUxUMJhdOkRhf1tB+d7JpMs8zyY/CnstK7jLeoDBlgkAMGOKCY/1oHwZWqXAsY4Am5pqpq2AIOaICx6SIja6+XRGjjCEQ6keICK0SoIZdCJsgiqvxeiIGCZ6PNZAQHSjCrpccUE8GJI6ToRFoDAriBFvEMIG8VxQzBoAPBMtBqNBGwMAAORKQoRF6vvDIkhA74yEAVLzpAZAR/MwNPss1kWrfdaKWwF6rH6BFhB35NkUKKQ0K4AS+yDKGAXxeeAFeKgi8ogRV6vn3WXQP85UqzH0AwBQgfYvAiCElO7nllVdN1+dlOMpG23MwIdGnkkvmYVmXPGjPk6JM7IfcJ0crCi6YYapi4jH/TC+plSRwgwYYaMrkgABNI5iMXA9IgIai8Jc5kWv9z6VGM3sAMKEOykONTzyfX+vIpOJnY6+pxZTm72CZUv+Jtvc/+C6tx0HL6DHLNJNfNOdP90acfMW4MtdM11TQURoeclH3P2RN180R/CIDT0ClxH7PLTQWtfdDah28eed5DSnNO5x+NMk9Ljd9xdyOh1L3GT49UnvvmR6URUuyTLz9SKXd383baz+wdyfCdh//++dEnUn7z+/f/UvD16H/jkxKaRPWi/OFpgISCn/WYt0Dvga9MEgRV+q6XpO9ZEHrTi14BC5VA21FwVPjzyHoWZDW+2CRjn/NPUFp1g1nRiipFqcoBbiVDXz1hNU8YALGsokPIQUYno8lbuzoBB0n/ZMIUI3ACCCTRlgPRQ2TsClsuEGEyKfjtPkAposlykYtOFKwIc/gLAtqVAdJgggJBKJi/DmOCfdEMjO+SAhCe8JlvNcwJTkAEIuAghQwAKzoAykxm8kYzOMCBjpIY433OgIF2meJd7+KDKaiFlqhgApJMVITEohWtnumrA5LwYyZywQc7cucFFAABHy7QBxBEqxMm8yO1aEEd2TjrCKTshCQU+ceY8cQreZSCJKVlsoo15gXOclcuCOYuCcjrOYVJjSEQ0DC5rcYmMdjBEezFChuspRAOcGIY3yUJmzHCib4kmDcDgKwXiGcE5HnPgkyIl9bgk2WbSVWrTMeq+SDI/zMH2iI+J9ceyNQzdZ9TD0sS9CrwvGc9pvpZVDYRJgjqSYHvY1/2MvU/ElLkRCnylI66p7xNdUl67BOgmqoHKpN2FIHq+9L5PEipCB5JgJiCnu8s+NMA+ql4LE3gSieYuyipdEwaVSrxMjqplk5QffzLaFU5hSn7FVWrIY1pj8LEVdr9yVEw3WhVwXrW9YnVqB9E61pt+sAIxtSjc/3opFJKvziRFa4c9elW08om7vhlQZ/pnGto4h7XKEY7NzDEE56ghKQkxbGRbQBkG6AKyOrQsbPy4a9oYQjuJKihY4mBGU92iDJYAQNBOEJrpxUAwyyzDYjIRR1DgAYMtMFdUv+I2eno1keUpTYEO9hAzOKZOPLoJGh/DCRvXCaxraGBZEgswhPeYk1+GaAD1NIX18wSHPrwxQRqK9gh+mAFChDXBXPQCTeBi1rVOqED74qEuVYiSo91wA4ZCMG+ailfcoUAXEeAA8VucB8RgEAKdrCDx9IgYPma7ALWPYuz6AiE266WZuT62wtoscaTXSAEPcCAExwRSCroxFkE65tqYwmHeIFWij8JSoJNUV9VvYUV6oSDzWhBNzh4UwoO6O/OpOCENvBBAmXoL78QYTPPAMabZeiPqmBF0cfNx1Toik4KMxYWIZ4NNztZzak4R+OHvgddAarcmAtEi+qgqystlA//dy7zOpG0VUhR7SD6zpRBAKK1f8AjQCzm59KgrrWnCJQf81p6wKFCdc99TnRaV4pVuioag1PKKe+ImlcCctCqY8WpRq/aPlAb0K/aI6pTlRrXVce6gZEeda1V3Wlbt/qmQHKrWmX911zrmnp6LetTl8poESIa0MsGoAY/KupiIxt/xAbpqveJG/N0az+5KRBhbVIdGA7Ch+Mmd7lrqIQnGGJeZvuut5+LiHgVpjqi5AMcskWXv9SgXVB+zmfXmIsRBOA2RXxiCT67LHrQwivyTC4rx+WCOATFEPRYI4ytoLBlKjheLlmYxCRhR1aI5uCvYp16uLnLQzAh5LS4jU3e/20AlSv8Oc5ChCQg/hxNdsAUTyZbDPxB8ysuTSfY7XHhVsFKLLrgBjHYCiv7xYqFk3fCMJFNxSVAHlacnGKG6M9qVpO2kwWzvfuKGwnOc6rxCoZtLvSHGmEWcRvkIWkUUyx+Q2wusiQY3uRxSb0WZ2cVqnI/8mHO54YoWBO2aj36ZHfn2gObIbKknrup2l6sfLHT3WQsF+OymktlUT5XO6uhn6mn6/rsEW51pCria1DFJ1MjDRvXYn0pATFNVaZ+UNhB2p8I3Qf7Tb/aUrPnIKTxOnoQMorVH9nrUJHffPNJmoGgxn2way1XSutZ+4dO9vahH8LvPx/Yqff+7Nhk/P9Tl9+B0c4+Tn9/++O7/vSvfyv7Ve1WPS9QcxYjLORDZpibaDN/YAVZETdzO0By+xWuAy22a5DKmQmwozvtoI3AsRvY2ok1ejK8I41VyDlX8oG3yEAoSjjSyI9VQBxvygAYWLGy85Zh6qZ4YaytcJkqGAHjcjsYC4CamDHZOCzQsQtW6gQo2grDqI4X+K1vIg2ZC5pciCadyDkpiCbVyLmCMa7VSLBMaAvZCBopQKUnSLgU84qX6QQ7oo4MhLIxowcPBLm00UDZoA7lEMMgsCQSKJuEGy+2sAJWuI+7WKVRyia8GC9EcMJVCCckMi7qOEK1aULYSiPTskKGwxmECyz/gGq3hVq8ybnE3BAQz7AasCiOM9s28wgdFjobzuGMBjnFzZOiAcmLygnAB/k16SG9kAIqCno/rfofQmu/XoM2TcMeWuw+BXq0Y6M1WMM+R7O0Sfs9VKs9vDopZ+Mf7Eu/4LMqp+K08QM/+SM9tvIroKrFpNq98hvHY9sg6ztHRKufcww/28tG8QNHdFw/drxGsypGX+srY6zG3ou9ZrvF0+vFezQ/66k27eMN9OhElhkz0fKPVgmKcENAiByWQVACriMNzVuduHCJoOkEm1mJ+whBobEZKqCF0joCilE4KZKMcMpC2IIjfvGZgQKK8AiMeTKBtRgyEgCt1QgaS/KB/+pIEFrAwgljhZyzGxL4melIELP4DDU0rebSjS2CgZdBBLmRIimCAdCSMgN7gY7LBDtCDp1AunhxIZqgG4+5QH/4gSA4S8vwC0NsC6I0I7ojM7s4wrWIJhhow3miJhK0SsDYu7LJDxhwycFImLqUonBChPqauJ1QJ0YCFnoAsng5j7/4hJqzQrKguIZZr75LnMVRSGVREKWMqDrrw9VRDvU4rMaQjNX5yNTEtgNZlsMjvMoBEINEF1gZs9xExckxjE0ItqZKNkaBtUxzR2rkqtVrPSaBxoPYg36whYbAKNkzPU5xxvqbRuFUNt3LKtrTR04jRvIBRglqtF0LTp/Cxf/tI5NLC8fwIx+wGiDpexNmzM54rEf4I0f8FMg/k0Whkrb+1Eb0g0/+nDX1tEd5jLUDDdD2uyv0dD8HZdBSa0cF</text:p>
      <text:p text:style-name="Standard">VT4vyT8IopzRqo+Q2UG4MJv2IEAliEgR/RW2k8n6MDx/eC6bYy/TiYqVzJYssMtBbMSGoo4i+qY2lMJUJDkpM4AdwIJdcgCfnIsUjSN/YYwZMwQgsxlesKZ2iRmvew2rTM28sMkjcEI4uwmzIcwjtTIP80Ob0yFMiBhAEqS4UEt0KgHa6IqTiya/2EibOSwVKiK8fMsLZA2dKKJ5iif/opgO+wzFSMz6woyc6DiHiTiE5ImSBKTTyLnB0Ap6UIv/JIAimcQEp9SKZfGHNWIk9kKc8aCm07GPE10zL4OoSUzIFIKPutwLUfWP0xkdFupQVBGza3MOV2khguoLnniQ/JzP66QTW3Q2CJ22ASI0QyNQjwrOfXBOiNgFCvWqYSS26vNO8Su+SUvQC0Kq5fOg8KS+Twu18UNG4yxQ/TG1ceVOX22T9CRPYhW+dxxQeM09bqzP65MpdCzXgJxWccxFepXQ//zVCe2fgAVQ+qTWC4I2hD3YbN214yQ1svKfcbQM1swyNJPTvLg8vqCHBqAKcsOhiDwAHQIN2WTIyXgBKHSj1dSMQrzLEqiOJTWX//ALrSQPumnClnWNjHwL8RCM/1GCstXMpH1RpE6wokzIhEQ6WgnQFkxgGECaA21riTUyWoLhg5obysTsyE7EHEv1phAYudqgOKSBUkc90oYKmg+8D8Axo7FcCae7AJ9cFtkoycFQRLspgZFUJZfY2r2MpxogmE44AgfogZazSzjIhaI9InOSgkQysIrkDw8DsVRSxKJTDyCDUZ+ol67Vpp9bSyg9rikjvFwFjffYou96HLBos8Szi7rMp2+Ds5j4RFKlVd2AHNJNDYeSvP1jqNs9RTt7HTGwNfM8VwdNFJ4SXoDNn+RUV9/DxoNYgBOoBAGghIOQAy6oBASIgd+dTobVTnys1kDbznn9qu3FxvnMEP/w3DTxtAh2Lc8FdT5eFMijQrXgBUhag0dj09fqXB7j7dfzk7937VV47apjjNf4nVB8hSAAPmBeG19pRdAGHthhM9/4u88H/d67ItiBXWD849eMGs1MxDaS45zCy0ip4FhiKYZBeApVMMADTOHCIAvsUKE6i4mStJcZk0kYMESbKQy1fLIh7TaOY1qlWy63FTP0YAkp6yPmWpnSsdRoyQVjkqWoAaO7MdmXcRio8JxVQAOJeZdoQSK3hQEiti+ImgybPMvTQBWaWIWgsRufxC+ly1KWcDgoQ9IyutIAeAwRWEufpQ0pmtm0RJowngvVhEKlI0CX7AStIRycYQVWAiP/qcmEJ/Yj4MoAQyiM3TAMsKsvtm0l4yrLa3FC55AyKQiBs6ELVuJUssBc0RAokU28Mh4dbKuni01Vj3TlzuAyhqpd0w2LV0S42pQOgUodiiVhBbmoAKa/45WUv2K2AWZHQtnF//3eRasI54VebfjdfqBeM6iAM1jgZY6/AQZfar5WYM1X+f0RAQ7O3rtgnSrYZly/hCXIc66gVMNW9YVYAn5fZlbHBE7mXjNH/o1Hu7rXsMLWAv61gQ5n+nXY+2Vgfw1Gf0Y9c6xoiv7Hc33PgIy+AS3d3WWzbrFYgHrAlihAcqNIzkJAJbgBnBEz2s1Yu4CjFGyObvEHukmCQnCL/5+LJZ+NSZO9pnm6gaDRQO3YTd7QSjtgI6EjUkvtgBFIgx7oATSI6qmmasHlhRgwUkFKnZBeXZfID3UiapJlidLKwRSiDJcAseoyWSNlr7J4gY0EOejo0Xd6CZ4swzPzBxP4hLNcBb3jN5ZJ2ymTDbJ4JDY6osn8MScSsR64A6uWaivogTXAZH16iediVE1yJ7DU4RLghfUoI49BoxuGa08GInn6OzErkN1YqNTMVFelTdx0G5ylj8ZxTb7Q1bvAmDWzs4+kTYrqzQORj84h1FgcNeNp6N9l1nggABHoAxSQlz2JBzHgU+dGARTAgCcohX7Yg33YB4W9P1lLXuWFVv/6i4drFgA6GIgF4AJB8IIY8G7Z6976VcZkHL7uDN9/tWeaep6HfcaDhVbjC97ce2buS2gBftdnLXBr3F/0tdeFfugG/WcJX0aGdmADH18FFtAJz2AMBm/1e2ADbd+dmmASb1AIdWd+ZnAC7/AM/x/RMsgcAzxZTkgrywxa4CFisSETRsCJNAQjbJDDIuZSAUtDzuKooAKNBAG7mYA9fNmWk44Y+ASTNGW1gIP6uspb+rzO9Jg+2JdMELrq+CyGkQSfEY2Qy4IswBdeWImcI/N5CWmSC+agqHItFGHeYAWtzABJTLPLXi+uZFpLpmxNBQGOLJyyEA8nlKK29clbdon/xHTCmm0LVEQVf4hyd6IMy4ABxyQcws3pGE1zVkjznaAOL8NTkWklOwqnaSEb5bjppI3Ro6ZJekqdQOatTmXlz14OBPFQzKBlO5/dWq7N4U7VvdgN8DBIW11VWMG8BwRAW31FV2Wh1XyB39xnYEOJ2OkHTdAE5kaB6pYXbQaJb0kD6y536y4DEgCEXfDuNSHWjDJW+A2f44ad885mgZgBDpABb56H0iPwdOVwg63vegbxbWW+dHbmfqy00MPO+ptnfW5x8ZlXh1ZO/kzx9ZzoDQdo7n1weo1P4DxodL5wC+X4eK9w/C2pEI/o0vtFfxTWln95VhN5kCdYlMdPS3RF/9m8GAVZM2P3DVZQhQOgyCyAARh4yHErhmE5AFXIgpZmFdu0mMZbpSDwwlYGiudiC9jKmW6iOyvrjoAp9FUYrzN68tW+43kqrfmyF5R8GyeyoxkjDetoO63+UmbxUNgcL6fWc7PRzT5/As82SD6d8sIwZPaSDrN1W13uUSYAmCAQwqyXDLhmIyjTOnkBM50Ipxu7mSgK859rAxhjgrzUNyl0ocpImK1AELQjmWhaIwPD5Mism5ymHL1W288kLLMtgjiYSbWLiVUEdtqlhdMsxb1nDiDvNsR7TdfEp7sonfdAXUJiqAPBRNEE8hlmideRePBGvj/RhHhYJnO3bnBPCf9NiAE08PYQuAM0CIFyL4MeuILvTnDtE29y1d/yPm860ISCWG/rxV48ke99BIh+8QT2K2jwIMGBChMyHFjQocGFCCdGrEhx4sKMBC9ShPiQI0ePCCVuLElSZMmDGkmqrLiyo0WXDWe+rAkyJE2GHyHaZHlzZM6eOn8SLZrSKMaYLVEiber0KVGNH5cGrSr0qtWsWG3uvLhVa1anX2FihSoW7Ne0M6Fybar27U21P4VO9WoSKE+8SoeKPAlUZlmzVF/ihMtU8M9V/la9YEzPHz3FjR9HfrHY3+LGljeveuzvBSt6tBocOPCEFq0XTwYUaN26mOsCA56w+mxZsuLOjTP/f+4MGbIIEIgMBGDsD4ZlG1jgILpQAoY/TBQ6HHFu+fNnQ9MluXjiT3sHKdbp0dMc+bMJBEcMZHhhYkeHTsRvvCCvHI6BELVZZVllaDF59RmCQHgZzDHZZLkhyFhoL4AHh3W41VfeCza0MVwAtT1Wnz8iBNFcCbXFEEKBNzymmD8/gNCJdZC9QEt6UhAH2io/fChFBiS8wKF76o2QgYkvTAcih5HRYwgG4blAQmirsHIdZjEggIgEARiCSZKSAPFEZ11G5l99Yfp2XX3TjaBIH0eQE8CO5a1iQw2mSDCBcfXFmN+TlflDAQh8dJdaeuvpN6ZuuEFmaG9u7rahcdC5/wkZdJZ5xqOCitEDQ2qULapZo799ZuRxblbm24ahcsbob5Ieh5mlvenTjxhoyerRYXoRJoYIGKCAQh8lmKBrCDfEOpImlGSBiicGtYIEGrsG8MGwtM56FGI3bZKFPwR0FZitMm0r0AInVCKANmLEo8kMXJhRwRnzzJUUXdQCNpRb3s5L2F1tgTQWX2B921dMKDkk1Vp2+bVvv11VizC/Uf31rlzVGjbtwBTf9e1gFk+8saxJKbwwyCE/BTDBIsfVMVIlO8xxvCYvDBfD/rpMVsEpV/Xuv0flBfDHdfm088MH18sxxDWzpfGsqo5qGQyM3iYmh4x1mSiD5K02yACq3P9gyA0DDBJba7P9d9txtDSNnaO3Oe2YlEdkIkGIAb7XQSZwFDIBK9CZUAMi4nG5m5AdUMlmfcohIol1oNETAwUhxMFKjFLoByMWUsjIhJtYdsCHBEww9qKDFDjw3Aua4/hEm5KJelmplyp3BOJPQMeKfxSUMYc/MST5dgC0mCrChTjGganpGaD+6Z4rbpkneupVaTYtKpqSyY/0faZ7fFVyaAIWiBCJXGoUBCGF9vTYoEcANzhGjwhY5KJ9h8tJkoaOv9HzHpDhB/Gjjo9BByci7GAH7vQPMzC4D9xyU54YjaAMtQGcivx0IBghQAoj0I95VhWq3tQHN49ykdRONCn/yWDmUBmEDvIulZpKcdBSk8FM1JiWmhK+kFOpAtBuCjUZTIVJUZ15lbxCBjR83cQW8YhBs9K3BxXoKn3RMglP4iEGMTALBWUIBVXMwjKtXIsKahiZ0erSD1sMqyCa0AW4TmAGAZAiVvFYABcq4YUY2KMg+9hDGWE1xIIMKxax8FhOYsYvkhklLyfTV1F4lsjCBGxeOIEXvRpJxEZmbIu1EuTN+oXIoVlsZidDjCH14slRgjJh90KaJVGJMp90K5UqW2TDcjZJUrpSlZc8ZBhXZstAMpJbvSzYLU35MUKKUZjGrFgsBdMyg02LlBeRmmYARMMudTAzHkQbqiTloCc0/2AA3lSCN8OphCcYokE4dBEMfZMoTlGGMbQAnvfEEwI07MAOcHCEHTqRwM/A4A/j64Q80YCBIBwBERdUn2P4ZDkDOCAEPUDB+IoQhx4JKm8VqoEU4HCIEjhmbxmVxCHKYIUQwKc6JaACLYp3vN5cJprstEz0biQFIMxzoNx5nCH2Bgc48CGkI91AePjgABIYIjUjKtDxLvUCFWXCOWbL052YwEM+8WE9UvDpQKWQi/zQ51KGYEQQmGMAmvZgoEewHJB2BCdTGCANNbUnAXeknSBkgg8MrSlBf1TOGOygoIUowWRSM6D4DEc/GyJPC/KAODaxNFB4WpQ/0NCnIpymR/8WHNR5rjNC/5mNUT78TaQStSpFYUZPv5EadsrzqBdqsDwsraGRFmRNH672g8ZhKQtfsIk9brGYzOSKJgjAgxuIYhy2+BUKAjCLfQCyJH+EAQWsSAJNCKyZzjzItbL1R5RBMi9T7Icu5DAFGcggEeSVwRLGRQdNFCRdZmDAGcSwgPFWohIMsIEo7IiSPZgABNRjAiA04caN1GqTNuuZzHgbxFZm0i/xmmQoD4OvVzpywRjLlzMjVsiH/TKZZ6mlvibms0iCeJe1BCQrr6vio1XSwi7T8IZT3GETu3jFv5XZjZdJS17azMAozuSIFfkzewU5aDWeMYxzHElOlnglh1r/p2MA11LRGkedTzsPDEFniBfAIAYw+DIMikoLz7AUhaKSFGozaxzVMkI43uub9y6AgeVcYAJZCNML2vxmRHQCoPIB0pY38wLJ7tQUuchF3/x0GgYatjyMuNDbSnCi9r25bnDIheUuQIKmFW+iCFpdCCHlIlqAVRJS4LMUTCEFPlCWRnsraCY6gYiCqnpJFIpOknB0gxliRnpAAOyYm7ceNjkaBKY4hBPC04lc+Ll6ASptcHa601xkYqFpTQ2cJHFpSfDBFAAFQg/GvCPdhZU5h7PccNL6HrddgLFcLo/4Muqc3uQGTk0tAS/OZtkL0o6DEXTBge6nHgOUAYajPRV2/5C3G9atSlX6TpWlQishPaE24iCkFA51aCjA2fY6hpp4oVxbw1XIw7cgU7CMLzLFVohCDLYQ8BmaSNxhWkQTwf1Bcm9wYSbTeCVd/CLPJYyQGbBABpUweiUEoXQzjKtcY1yAOCpRARMUvRJLMAPWE/EDSiCTIAuoARySIKcJMJdmKZdlWHR25BEjee3NXXuBL4ZhGTNllnNfstzRTrSgN/juZ9clzGyM9w2b/O+CXzHBCNnknjMewWZnfDAfr2O9u11ikEfa0exetMVjcvLdBSYs9yI0mmdR7aGkvOY/zOO2e/665kGUC0NOKP+10DOYckxqQKf73eeempqKfdka1f9Za34GRrnGdH6e0ILl7FMxmNIOCAraCUmwB3V52kx24s0cGYVAR/vWD2ZoYQgVydo55aEF49pwhGXLaKP0ERCBpOACEz0K5KQtbQzEn9U+c3+imYLMHyTbTsmHA1gB7exIduTa/G3Zp1DVBfjAhPgDBZFP70CHjczUE/xBG0hBJ8CBFIyOuMHAA3XGXMGaXaUB6jhIYxiCCOhBeJhC31xAsNyabczNqgFUW6GOYPGJs7kQ+u1A3+TP0ijH++CNa/nDnRScaFHVn1gWwT2ZZyjIZZzNOt0fqmCHoRxhZsTWNVWGCp1WCaWNBrXKmfmGAr1efaTNpZjQZYxWlT3Gqwz/2IlF3lhMUayYyz3EXBo4kcf0hS3oDgqUQCmIQnV52HVll7ZwV4t9hC3MwBQsgdLJAAMwAAcQQiUwnQCsV3txgSDIACFcnX1VYtIlggiowXYhhA2AQBLkQhKMQAD4EYWhXSkhWGAo2OYlmN9pEolR0o3tXLeYXMYU2Y4ZIs7sBYP5UuZdnsoE3h612OI9I5BJ0uFN44GdkuGdnCKG3jUq4+BR4+ch4zGu3jDm0i3GopEtE9C0BC0SGYapYzeWYzZK3jtqIzcqBBsSig3xxkulyu/1kGilYQmpFgjdH+BIoWrpRut8ypd0BoUwCnTAAC84hgEtnG1w2dmMCqOE3Iuc/9+LpAbtRJnimEdlzJBqkQekBIhHforaMM2JcMY0gQ4PqdaLHAdAcgo7UQZlVOSGkOTnfEpnREpH+iM9tNm9Zcp1CJZm7Ya+zdCOyFWbUKTI9ZDzlRaK8EhTVkbqUFPD7c3gXIqogFljrAIK1QdqgEY6UYhmZQpq/McKYR8aHiFrVRxAphCm6NsqRJmemJmEtBRpZdALySRqaZB5QFarpBMNbSGmHKFjQMerRJ4yRWMxbsQ9MFFyzQLp9cMeCMQfIZEVzZzjAV49CsTPqd4lQcQDFN26nIEo2IItxMI9rAAHrFG5DAQcyYAgJEIl/AAM2MIuEF16MQAMmItOfF0ShP/dCDCBGLDXIrJe2hGTwwBj6z2nMb5d6UWYONZdLqEcTBQT5/Hdg+XiY4rYNG7jj0GSN3pj4oUjNK4nLtJhaHqnODpj5ZUSexIjPDqmeu5S50GmPI4eLole3h1TgPpn4GkRf35jPKoYCn1K2pBKpEzNo9SlAZXWZYQQa4VJaU3GeRiJXsYQCRnmg5YNh4jgGpYQDOkJlOAWmUVTopShCjVNeWzZQRYkZKwh1Exhal2ZqhSKp1STxvnPYWFZTFIogJAHNB0pjZTkwwUk9pkQQvbGBf7aqbjUNeWol+hGCUVZQKLIbcFlpRjpQZrkX2JhvA3VikJGsFFKecDo2ehGv3H/hqBRWYLQKI+yk0+eKGrxyBZKIYooCkaSTQhZGQmhUJ56BqiMZZTVCZa+kOoU5KRsAup1Ei61jEe4ZszlXB7RCgHAgAqowBoIVHKRwCkwl7TYpzMh4nbFUlucywJwwBLAlyfswT5sV7isESWwlybIgbp0oggQgCbEAnvpqhmQoixQxAMwQhVwgp98QH4Nno+dxTp+py8qWS3moi3yYjA52IKlJyYJ4yglWTVCp6SGZ2gO2SBVWKTWJzf+GH6ep40pHjl6kqlS633SmLvuZ3Ra13U9K74emXaaKzumozS645B9Jj3Oa9rRZ7kKBINOk9PYD9OcaAq1kJisFktp0ITC/+nFbWGiPKihbqGeaKFNcikXclzDOulqkZBAiglvtFMa/p+laCk68ehPYqEMjeWjxBYN5eUKoWiiFsmTmVBLOmyI+kakiApq2QiL+MBFLkg2dazBsSyjmspidtZ1jGWGOoZWNqhLYcLAZYBR4uOGBiaZlBmrrKGRWKjWqgqCsI6jtBB2LJxEjlztsexZrtNr1V4bckjHmk3cDuQYqlnJnogBOQ096EO7kma8MlNX8JfM5Vc6wgDO7cqulAEJvEM87ELFKG59jqbqIUw/PMAKiMvW/aq7pFHTDYuuVoLWoULZMddplpcIoILCsBcBnEEp2IMoKGcwMme1ll4xFmJ81v+LO24nzbBdwmInhWlneVqjKnFue6IrGIknNZInLwLvvSKegKor90ZvvZ7YwR6ofGpv9+Zrv0Iv+NJr6snn6f1n8W4vgLYvgeor+vrr806jiboWqozQpkhh2bxthbKK2kikn5YWAC+KhPJGj3KQ7UGcaOUklR5KhDJpqKltieLWnUqcYY5s1vLGomYoDnnWXjaoZ3VQxcrlVJrHg75QXZLZxRHwmNCQQl3A37TU7FHNEaatDRewxyGPAYlbzS5cNH0s8LEPCCAOYLHwaUUsP7YKlqrkYb7t24bQFDOo76jNbIltbogWAC/oS7HQ7JHKYDqfpqDTBd+WSmot2oAWA1P/WRyW2PcumUfYwhI10Sxs7kHYQhVRLuV2X6niGDUiYroiKE/4ZiLYQLHugy08RK2ykRvpqiAgQAzMwx2upujGpgBQgsckp0DsgSYssrzwK7TuorTO4yBPGHiunnVKpzly6y95q7wmaLhSC/UaaPnmp9As48LecooJbPZmL7ya47cmbIwN7ymP6y+zrzEfM/kuLnMGLzGnp5Cp3TpWsymrr/g6b+L26+Kp8IRSrKDOrMgZLtSYFjSxIZTkEN+qae1JccL1rw8x6oKsJDpBVgZ96D+WKN8mqgjZzxjGkAgZCg+pjt5ucGAG35TtL9tWJTqX8VzmJAeNVqR4iN8coD57/xAJFSScqplhJuo/qpOnUOE5r3BEdpmPZMCTPPHroROhRqyjSkgM1/MN6W3FZpBrTfFm6PNm4fBr8e8GuXTMotPFStnqiPRrWVlAhvTFQWosi/Ln1UUePq4jxcLA3G6zSNc+/Gr9rqfnFvMtOUS6SB0PKOfANDIdqK66sMvp2hyw1uoP0IG7GF7XlaZ+mh7hpYT5LtL7Tudl/iuBySO7Zmf8Nh58VqsvTy8yj+d8tq/BJvPMuPIx8/K6XnP3gmZeL7PJSLZTt91W1zU2C7M28/Xxvt38yu+AnjbCTipl3y81Ts07m2EDy5aENjDtZSE0EW4O2ShCHuk9Dq1QlzCfHv91NS1cAgMITAvwT8teB9stlQ6xS+5Q3D7p1JpZG6PtxfkpdH+QOovQAPfwbXEwliVcjRiblLYh0jLwGVocZ9klYGacT96sD7/epCiV6EAUB9LwAU6l7c3Q3Hoh4EZsGUskGP+lDSFKiKL33gpuUurtkUL0yJEWopZox732gyPwGi80ZCAuYXOzs+7EZMrcgP1YrBCACDhLKWiuLAseqgKy8z6EsMLXRMiXGpELJ8NRJUjyQfxRLISLIND4H5eM8FqvXpNy3wEjLjfn3eUMwYr2Kz+ekV/YYb9Yis/yj095+LKnMucykWv2e56jYwNzfir2ZWf5Z7P2lyf2kQs5uYL/NjZDMzqC3jTHuZcv+TbvXX/OJ4d3c2oRcGjF5MZBcEz7pOHa8KcpDVS+sJ/yqMcKpuBu0P8elsIpKneH2j26pcVlXEsa7VnWrBbapTQdLaIftJ06qIm+tNQKJoocrdNCWcU24Io8YNO4JDZlrD4fppfWn8jV6ZjEthki3Hfk2qk5Bz+jTc8mppQZZmul06Lc9qeJmj2j7T4XiUan7ARvd8OJcaMk5MLttIrK9wbR1rHrL426CRBtM4f3GN5FdWWWHejxEWsSQHSVwQ2cQkGcomqXb1fDI+hCcgXwwLaYNXvFgrCqNa2Ey7ho8pPrYpmfK/aC7l9v9l37VtytMv3G/yfzGhmZF6hXS6p/dvaYNzXxhjKen7nicucun/y5uqe6bjzET+swczmbc3Zhe/adr29oJ3zDv29pD7bJmzY4IvY19pa7UhNq8RDEeRbeYm2oAbg1jWkOwS0Hg9BRpxayUztF8kg2xSyQRnQMRxNsW+jOIuqIAnGpGJzE9vSQ2lA2gVpEY0ob/3SFrk4</text:p>
      <text:p text:style-name="Standard">VSj2rcHEYbjBFtwgXmhbQOix0A+6gBu3SXzfEdRBpSUcHYJoD9ACFhBag57qoQfvcqjHtebdSJlzlo8hRZ35LbiiiegpnqayyKxCIGvCsT+loNb1hRmHfHjDN6lZoz6t9akQd5xzkGi9E7AEB4JzlZuYf/f/8NAoy5dErQTjiuow1GhHEa8640/UDJMN4QejCH4muDJjBD5DC+BavzRtotBa5ZXN8O6ry9W68k7uYK6v5zMd8xD98xQP9yWe8NAYzyi9sYJM8eob54aX2IKc55tm/xgNEP4ED4/UreNBgQoQFBzZ0+BBiRIcLFUq0SJGiRYEMK2JM2NAjR4QgCX4sudEkSpQcVVbUSDJkR5ksYc58eXOlzZg7dVZ84e/FKnr+6P2ktyro0KRAha5iSvTF0ahMg/oD6g8GLaFUkQr9CYOoVRhDuxbtSrTs0qRIzRIF2zZq1ar+ylK9ylSp2aNk4yLFK3crXrpA2zKt+9bv1rlVA5v/rXqU7s+ob61OHkqP8k+2XytjVep07tjJnaFahctqc1+5gv0G7Qv5Z2WnXId2dv0Zs2nZS89WLjqVlubLWGnTlTr7LmXBWcEajVy0tnO70WF79Vu7+XHTSSVfd219LWHO0WcvtdpU+O6wer9H9Uu4+GZ/8lLi1BjTfk+BYgRqsnUGAxQCuIE/hfaIxT+Z+hGDgB/6CIEEW/LriacKKTRokyyoUAMnj26KZwYWlkjEBjXm6WePXfqZgQMZzPiBDk0KkoMLQSpQYUFN5ollxVRGFEHFlHgkQENZMqqvJgstbCmnDkviacL7JiIpopFMEulCK6fU8iT9pmQyyzCPzE/J/wubjHJLMV1Ck82HuHwJSzeRbJPOOic8kqYy9VRzzz69fBMiPwWNckn7xrTzIj4V3ZNN/O5cVM1Ey4TzT0Pn/PLJLs/M88o0wSzUTg8lhZQmRNGMp6mn3nPMOsdgG4wxsqADjdXLQAtMrbAeu3WqyM4yilernnOqrqVyG4oyxVYhtjv3hkX2PMfCai7V79iDKq1s86IW1tYgK88zYe+K7VinyKvNV1fFXUszZ5Maay9x9VKWXWKveos79KBdqy2vhP0OLbtoA89f864lt7u8VJUMPlfPGmu3wLhdCixdr5NNvNmYbRXayzgbTKm/orOLO8G0Swxb0yireN/BVtFnwf9BD5UTVIg02W+gPUwIcMAC9ylQoFjyFEOMnQUshb9JTaUzQ38I4BFKmvV7YIUTzBAAhl3iKWgBLly8WpsCu67EixiA3iOeBTiohAEYtnyAkSCS4MOFD/rhsdOZl847TUdLlUjmNa3E8tA4L5VyZjwR7/TMvZM0c29OB60z8MkzjZrw+ionlXNGMQXU8dBF/9TL0auMlNKaL+9cQdPp9HNU1U13lMzSAV9d1JxE5TJzKtdsifdMP2T99twpZ93yhIEFGFriOoNYrc1AC4stbD9e/qmVCTO3q6msw4oWiK2Xij3w1JMWX7xmYy78p0qruHtdTXYesGl1w3f68beq+Lb/XJnDLStXcU24mkWWsBBnKkUZlnBiw7D2TI8yn4HKsTAWmac4h3nX20r8eFOvDhJLgQBLF/z0cp6MxYsxYtmObGQ1QL74y3q4yla3XgOYBtoLOgnzV/fQUy1mIZCFtBngXaTFl6JswnG0G15I9sGQgohBFwASEIH6czMxSAhoCCGACAJUBhKIYh+P2pygMrQhJ4GuSppQ248IMI+0cWEJMqhEJQQQI4HMgAtmYMAZToSiPaitEokQgTY+wpEF1CAJSTCFBAIghpuB6XFj1NTvpKQ7m0TuS3/bVJc8F6g5ZU5vhrOkJAmFPL6FClKuS92jIElJVb5yiYzDnSklWcvW/6ExkrRsXe2iFktcmsqWm2vUJcWoS73lUomn85ulNCmnmpBOlILzlOZs9zpiejJwsETcxhAosXFhC135at67tuc841BvgIoJmfyaE7DxMKw4qjrPrnplwOeo717BgY6u2qKw2syLK9vZoLTchxf8oYVhyLoM/845ldWExzzG2WCzMFYx8eUrXSBkTQwx+q+/sGWgglHVuW4j0YQ1jCoes1f1rNXA3KSUhBqMS8qO1U5zIbBjc+FVqsaH0A0+xVaS6ZdUFtZCfuILMtj5jHki2FGH0YU+pFQm5CziiX3AQAR90KpWUdDVMqCgD0crkBjOgIYQ9CAEdwgBBsKKgjL04P8DSQuTNl/SNALMMnhL0gUYRDRHGTCgRTKowBg4kAgBkII/tuiaGcyQCAaMIQYsaJEg6AiDVhSIJTYAQSKTMIIAtAJ4uxRd7/AqzTMSj5LGM1wzY/c7xbU2tKxFVCcxicy5DjOYVEUdKPtmTN9azne/pOtwb2db2Y6OtotLpnE5R1xmom6qskPuNZ9rvNONUrSFCl7jTslJanIXm81t7XGr+1vbJdA5Sx0OUwmTLBdacJ7JCSFrRqPCWqlMpCZTDmNUs9DspbRX4IJYPwEWLB7aEFeFSadAc4ic/9bLNqbxFlC5d1KK3qYs1VOgApfjm92UsH8mHCdIq/NCmZqPYhL/Fqq+LBot50nPWVt5IXWcEsC+/EvGFfMVad53Fb4IazMUDOFhrlIwemUYVkUmH6xeqmOMFfCcfsmKAnXMv94MEImHK6Zwe5uReGgCCWjo6pjJPOYB3WwfDxBBmckcgFDI4pHlzW2Fysih01pKE5qYwRSWYIY5mkEQCIiB2q5Ghz7SqBKAZixjBWEGGfyAAJrYxx6otIAocFYCJRCF76RmS2haCrvHbJPkphraUFPXk86spixPnc0tmxK8pYSdc2OdqFZymdazM21p52xey3G519b15arDK+rZ+jqVp0L1sHM7XmJ3ederBLXwqBnNwU2T1MZ+9TGFmevLNTiHl/Hn/z716Q99JjAvUQk3Pdj9An3mJdzmjku716vAd8873fCON7vFsx53q1tkrzl3u2WM7wmKmzAeKyF06L1vdBv83/QWD7/3ye+khFvd9L54xh0qcRBTHDjq3rjCJ8jPeRNlnxCveMTZXXGGR2Xgf1nPveMtcpBjXOPwfvcEOb5hgPc8gTRv+cmFcm6hUJww9/Y3xVMebq80HeD6HDjAGc5zhlf83e9WuMU3UZAwurrTz6ZSPGBAATazuWcn2mKZ+1CGEmRBFPEQQ3K93Q+7Qq2aoNoHjx4g2UrE0QYEEAMgBRA2CdniAXKYAgeWkGhHQ5pohSyJGDQLhxFAQRuU5huuR/9N7Vaz2tmzzqtrvSvrS762eLLkPG5vO1poS5eXyC7cbXnL3GDL3pXdrfvuJ9lLutJduaItNqx5P3zYf17bmBT2Kpf/Od0qbbup9bzuqf966ML22Ldf7ju4333v8+Md4Oe++MePD+7D4x3m7z75vd/+7quf+/B/Pz/Uf4rvex8f9Hd/++0/fvez/x3sjx9OAR/kT/7iL/wOcP3+7/7AT/3Yz/zIDwD3L/z2rwDdTwH9zwEp0P/ejwMzsAIXsPzwbwJD0P/kTwA50ALhj/0mEP3wrwHrj//Sr/1KUAX1zwQpsP8qMAJr8B1eUATbzxN+0AchkAE1UAWTEPxe0PwOsAX/dXD9HvABc9ABPWGSTG/1dKsfNAFqmighNMGRtjAMrygeYsEW8uwMbeGyuDCMtCzstG8m6mzYYmkguHBr9uOKZCTPwLA/bEHztrAk9qANNYULH+kOOc36XI3UnOTzamv6nC+2Wq92Tk3Vsk2XsPASc0/Oru/33LASw6v4OvHabA/34HCZyMsUPdH4xK4RQycVlQYTsxD5UCu6tHAVR5EOJ5HaFrHaeg/0mi8Wha/b6g4jaBAfCJAA0y8ZCXAA8y8Z0S8ZA9AZjxEeltH8nvEU9O8U0O8Fq/EaXzAZj5H+kNEbuc8aBxAamzAcpfEblTH/jlH9prEZm1Ea7a8cCdAT/+CRHKUxAO/xB5HxG62RH/OxH9+BIKtRGasRIflxG+1vHwlyGQ0SHyASGtMxACVSIscRGtMvH5tRIJeRGy8yGTtSHd+RBtcRICWSGlUSHyNwJUfyGqfxJNMxHwFS/yySGe3R/uARI7exIEGyIM0P/dqRIEsSGesxJk9yIo+xJ+GhCc1RJrdxJafRInnSGssxHymSHfnxHTcwJy+wJpdSGm/SHsfSKoUyGq2QFJcPFlMvHqxwEDlFIDYNEAcxIa7IIHRBF0gxFO0uC5yGEt9Q+uoQEA0iHlLkbggiFhZz0hDkI+bOC/fgD60kz+IhjL5ullSJtGaxlRJxt3rRy0pv2//MRLZQTxZHc7mSyDOBMfbgcC29a/ResRRzbzP7MtcsMflcry1PizVncTf7ctZq0fdcJzWDLzd5S7U+Uy4HkzmjD3SGUdqybzZFzSArEPyG8DorcAcH8CKvM/+6s/s6MiN3MBvNMQDFbwjNMzvNsQVTEDuhMjvjM/zK8zzVcz7Hr//6D/z2Uz9NcD/tkyDnUwKrMzwr8D3rkwYJVEEN9DsXEPx2sCOzUf7S8z4rEBxPMgS5kz25TzyxUwaJUEMv8j3t7z0H8D8ftAd3UkFDNAU3dP3oswOtU0TxUwL7M0QDFDwftEAdUvwgtDpP1DrL00T9kz2vcUgXUkMflEUNVEb/h3AjN/A8jfRHq9MhqxMIQ7RHs5Q8szRIX9QgNbG8WlP4dpFxSKuZUHE6e0IOnW1xIIkXU6I0iwsRX1P0polSAhOY7NTWNs8WUTPVQDMTxdTTwNQ4FYW4sjCaas02VRMXfTNNZVNR6ZQWN7E4PZNRH5UVQ0/Zbk9TexNyyCtS93STnqkXP+3TQJXZrgk6b3MmzJM8vY8ZMTIEt9Q8KXQHaXRDdRRXmVJAOVRBcTRWL9I8RbL76HNE8ZMG95Mpj/I+ebRKR1T9KFQcd3AiYRVDwXFIEZRAozEbu5VX6Y9CvW8I07NakZVHe5VYs9P8ArT/pjU79bNaya9Fq5RYhbQ//9NTVw+0W8FxIc+zIf1VWHsUAWvSXBnUVwU2Vik0S78TR+tVWIfVIau1LLV1O1PwVtGVWy/yGrVzSrVVGR0UQwOUYI31++jTZC8S/cJVLXkt7yRROFXN1FgiTlYrU4crHu4Ou152ORVHZlntFKUJObWpNrWrU5VzNU3NT4/PNFXRmn7T9SQ1T1ORZXFx9mTTav/0NBd1aXCTUHXNaQv1OIlPa4PzFpdtujxVMIFtao+WZ51vZ7+rOZFkVe9UOq/WIspvSE3UJ4W1WzPyV79zXZnUVgFXP731YPkRcdc1WomQRBl0CRPQSRPXYv+RO1PwRJOR/jYQShO2QMlvXH21Q/85FgfLEh9pEDthtAdDtDqz0gMpNED/k1endBzT70aZtFiTlV6lMXJjNWVBFEMr93bB9WMblj5N1AnVL2WZMjvxdT578FvJE/0yV2MlsjyXtUDFU1n1Nnq/s0YR1F6500irdQjTkmEtdErnVRzNsRr/c2Q7tnhnNQL7th3r80L9lR+sMGstiVIPp21NtUyvsGyl1i/NyC3dsFGvsFQSFWYxhX9xz3/pFm2nLVSxlhNZD1CszbyCcVBlcW5hCVWRllS19mx/EVOv9meZz4GTdkwLODf314Q7L4IllWzT1mwtlWm7tpLIlFR5kYf1tGnnqoMPVSeoFCoRcEqBUAZlckb/P7b+ovdcAzR+i9WJ+bN2wbNYZTB33XNWgXABI5Zegbdvu1VgOXRjJdSIE/RVK5c/Y5Rci1VvNXZcn/J6w9NIj9JelXJy15Mf85ZApVc81TN3RTJbzXd3g1BvHXBLxdhZSzZBP7Zwz9dgq1SL3bhJG9mL3U+S/bUHvZcFYTT+1nhYidU+Y7VHgTB3lXWU69WJEzRbzfhcofRLZVhncdhs3/Zt3baGhfhm//Kuapm6ak9BXgtzbikzhXb6iDaAjRZqP3hth1N/q+9Sj88V2XZrMfUzn9lRX3hua1OEO5G5nAv4wHaFZTmGbdZQWbhmo3acixaCny/ZnBNu4dmWyZmW/722hG8iWQVXQZ9VdrXYc5lUV3NQkc/vZENZjzcyjuWTfTlWRBf3c30SSJGUSOPvPV+XcVcXo/mTCQU2cBuXI39U/v5TXFcX/sqVSAW2d//zZBU3oDM2iztWcBuUjgNZi/vWiO2Vi6cQdK83XhOwXYt0j2VUV3takh06Aam4IU8UcJtVG5HajcMYP6PXb+UzVquUS5V1fGeUHh93dGmUVuuzR8U3APH3hqEtVdFod0iYZnsWhSF1INa0Fkfl1iSYbiExmaXqTXO4hek6f88ZlRLHF5tNhfG6rIN4URW4r7s5+E71nrX5Ee86UF14nZO5mh17r61PgyObhj11mO/Mmv92GNtCG7TnFIatmRgphIijUVy5FwFfulY/VHnDeH1rkFbRsXlVNKvF70NFkik3dnuR1YixWJQrd1qn9Yp91arbD4sXt3F79/wo2loVeVlt2/0+l4wbN2LHWJT91lY1GqQvV7cb+qf9VaKX9ztVlHaTuqDtV7Zbm4tv93tNdo0zuXzh86gVtIyhUJKTVEpj1xmZsEvz21Xr77yDNH2323cHtl7zllqN13sL0vtSlppZy5kFU04jMbhAu1KN+SBw1rqUCJiJVsRVb7KfVvo6m577t5lLfLNddrTrubSl2cQ5s24bWz+AOZttHOxgU7HB2YbN+WuLFtcMm/fCOcc5nMX/W7ydfU8R49nJ5znDg9bIPfiecSIKzdtWddc6/3s+r7Q8Z9uIuXhfC1cbg9d2C/xzvRNIj9WmD1mMzVd6d1KkM5S7QZZExVp6k7S1d/RX7xsBYXdGWTdBLdolubOiWZtdCzSUXZW3dxoHl9cHI/am9Xn/IJo+5Q+hOZZ1D/Rh1XdYs5eIyVhHczfNBVSR89w/zxWsbRpg5VxIIfe+j1VHN1lCIZ2fFTYHNfaNN1QcG/ShDZKsmTlTK7xSMJhmGRidXdMh4DrsUm+uGVEXRbPFN9iH5TSxF/jag9xPpR3ZMluwh3xSexyAr13cmx1QLdu01VaABTWd17bG0V3YN3yW/6Vq3lkcxaPzeF58VHWY3ztzU02b1pSEeoV1QlnbYUOZYD92p7PaQxlZSmfbej9aAFFQuNPYSzMwk195vy8Z4a33vR0WRUt9CDe5OvP71xs3vOcYuUP9/V41LQ3WeA9ZRlcZ/rCblf+11jH6WE/SzS+0jnd9jAEwIDN3X3M1k/M50dccBT3QkusRYBt0pXHV/7L8pdt1ctdX1cebewveIbEelKX+ZG8VCFfWUcW5reua+mYWaHP5lTDCrlbHwnlcytd+xCOR3JWNu5A5x094xWOYyElc2AcbxlXzm99dx2/8xA+fU3G53I258IHcxc/e78VLsbV9ypUvyX/c2t25yf+hnMejnPHFNuABHp870M2FG9SP1EbvuJFnlb3TW7tL1KR1NKGPGNYrsv+8Pqnve85tFHmD9Osft3Gxd4sx2XQb+nBh+XFrlaTfD9e9msG5mjyT+GFjMpPNm/x6dztvt9LLV+iN/vuzOnmHf0EJ3kUxt3zHd3FRVNIl0klP/c2V2lwR2anruP6UWs0BGmV9MH0/N6sB4tQ7T/g8vTvI76DCd/gEvuN3Cp5AfO9OJayYMGNEgRYH9ov3sZ/IkSRLhgSJ8qRJkilbhlyp0iVIkSlplqz5EuZMmDZlxvzpM+jPlZuyUFHD0+VKnDvjiRLpaeROnTyr5sw59SbQrUK7qrT/yfKq1aZWy5rMitNsUq5f1Vb1ilWr17lD3fZkSzevVLFL8fq1Cziw4L1ZBxs+bFipWL2M/TZ+7JiwWciUBTe2qxdx5c2R3QoNzJnu28iF+37mu7Z0Yrl7w5J13Voy2NiISdsWXRs06YEVeS9MaDBjw94OGQpMyFHhcd4GCQqE93AhPojKNSrvfdDgcoYHiyf3rpD6woXfiUOEDnG4xfIUn/NOfrF9xeEEszOf7vshxfzJm6vnDd14zCnk3ED7HbTfRMRFRxBwDD4YXHQZYZfge+EV1FuD60l0XnfGVcThehd5F+JF70j0G3fcQcTiQyJ2Z11x+zno4YQ0CojjfxyJ/5dQQyP+1hFFwan3n4fgQSdQc70hp+KK0S2kXYkdpRdekFbOF16GrJ02mk9j1fVlWHeJudVdXuY2mExF+UNALGXChlZsKcUSjyZmfgXZbGQphiZge2755kyhxRVnZX7e1tZksvV5lm2MHgpnopohOmilkVqKKaWS6onao55+OtudfIJqWmeH4uaZpqT2mRlVra4qaqdfcrlWrKNaOqaciy3KaZy5Dgprl5rmaZeTQmLo3XA2bjSicC0Oh2CVxIWIUEe9TWcRfuIFeAqGETYoIW83KklQhOjp16OH4SIkobUOaZthuCaKFy12BiaJoEHoHbhuht42Wd+TG77Y4o/q2v+roJHzHfdvug4Wxw+/OEY4IY4dcTgevvZpN6CM9sIoH4P/FgdueRt7izLF8DJEnbsRn+edwTY+mBB0JT+JII8Dctytfzmqy2LMMLbL4ylRpSXsmamBCeiZTLEWKpmzDquqSUUdJWyjr8mqWm2vdZ1pq4Wm6unYXjt6WGZjZ6pb2H9teimiwc4dNd12l7q1rVS7zTevS/eNtFqXpfpq23sfrrTgTCsO+NSo/l1X11qXDfWuebdl9q65NU7r3Yy5iNF4EVNMnMQGKczQtwOyG6C03aEHHsP4mngwR8O1116AEpf3XcG9myyuhe4tmKSyBioJ3IwEXocvzxjSvp/PFrb/nvF14H6L3/UGOhtdcR5yTFHyzR9voMI7Mpstwizi56NC4dfr4JDSD5nwbxh6uG/yONZL/MLbDv2xFoWuZQuSj/eWU7zT3Yt/6BpPuXamH+8J0F0fqw8/ohK3wOFtcXEjm658Fbm33e1SayJArCQDwj8VZRX42IfeiGU5uI3wTxnEHOJegjTOWKZqisvVpwY3Qqm96Wycu+FniohEtjTKh0Fs4mhqKDlSAZFwIqTiFJ3ouCqiUItSHKIVObhEU71QbpKi4Qe1wkQz6hCLRkSbW5YEo/WQZ0nYClq1zkWv+vlIIGo4hR8vuKSIAG1KxqFdkjzhCXg4CJBq0Ica+AFJ/1E0S0TZstHKuhM+9jUQRdAC5I9edqIsYSlj0fOXfTKCSGfxgwDvUMN0CABJBZrnIEiCIOyopyDwqKtC5YkfftjFMXYx8JShrJmA2qORiCmMSUrq2XsOBK1qVcdFQaPX8/qXnZQNiHsVA53LqJlLZU7EmIsMJfLoOE1g3qc/5XOfdKa0ngRxK3/pc8jRZLXFUUEObKZ6GmzqFsWmtbFzIrkaUmpVucvF42rvCOgOzSjQJEZNg1RZFUVP5UbDwWWiA31oR3FDUWCxcaQknZQ/8/nRlIr0olDsqEa5mDSYYkalVPOoQyfXt5huVKc2ZByoMgfUhApViDalaeI8txvkaP8ydduLoICUaqTsQYhBCgLOkKZJpfko0D8OS6RB9jMdT8QynfzjnXkESUA5msxEYnVPeTimPa7mh63ciQgkLzjOgUDSIqJwn0O6tcx6FWmb4nqeYc9pyfoVrzg2ixe5eEm8alJwaNbRj/toJzLsLSdg3ouWkmokofvtz3yRdciIuHWgCcboWguqV7eY2T1kqUh58dnYfRT4LmoCMDlwbE5EFbXTDs6UTDlcVOFm+JMSuimExe3VSNb0jjFOcW0lJdRvn+Y2lB73i9tdGhNZlVEsUhdNSSyvUc8bXOtWl6TU1efcrghcmfK0u9WFoXRl+EMv+vSofblvS4nV3DL6DaL/6q0pe9GLX57MB7ayXJBk21ewXeZ2STEQAAMYEIM5Rgg7AgTdHNNVHaMBjX6S5WZ0cMmuebXrHQuoQSYuMIGLnG5mLLuOO+1VoK/OlQAUCIIU4CCBAIjhqSIAAR+AQILgLIfB8koYtKKpS+UQabOFVee7QKyiIU3oXE0aGsZsl83xNS+aQMOkboOGsSzjp1u8vS358nfi6ISPzc0CJ4ImOyHSkat7AquxOpvp2GNWqWZyHBqEV9yde0ouvTF1VT/j8s+r3PS/Ll2KQSs6VL5oIh6AOAMVGp</text:p>
      <text:p text:style-name="Standard">pfAiN4o5kry6TTtDkyria97TXwTM2rmMCJdL20rrV3YwjrUSsxwdpN/+lLGT1f/aI61wTd768r7ejHJTuEPu1ipIP67EzX7dW6du97bcNnzD4QlKKzsVZpNiCbVXgJQ4gBAUSxYTpjK1+9vaZFigwHROQiE5lABCKkIIVDZOAGqDgYNImnI9/5j80LwkENJAFjscZxYRbC3jkDlq6tvmMGXugAveFggADEAAtHuAAJ9lPkTiA5SwRXpvmkqrpyxhVeE/IYvqra8NX173fVDBktdStM5akofny+mZk1zB95tdNiMz+rMK+0InfB7nal45+yng7XUaaIeuQD9MFcxK0REQnrHhFusPXJX0URV3PWVTbdzlTCOzFtay6hEyWywIvoIjuG6yUwSP99vcZj0xdQ3yWiGA8cab8Tu9qEz6lzbe3EVrO0i3vfp7BNfTjE27fX1g41GLNY+bEH1/AB7jzZPf+nxiNXooGBYwKrN2Z83ZI8CWIzRdTQxwpXoNwEOIUaCtnyvqJIzp0FrCeKjIhO2NveneiEKSQBB4Q/ARWI3DPpaFyhSwqnOy3mA4z7GqR+WVbq3o66ffDB4w7AYQQZCAEKrPCDIHQi4xfEhw1AAAckF7rlAFqXy20MZdf2j+cmaixgcRY9LCeANzZAaqUcKEJJGFFoYJV9BZhMhORZTgVmVXdNM4NHCoGA4vSA6WRawcNz54RAooRysnV6BKgRsJNHdbYsBKL/aMuWeY7mgm9zUr8ybfFVRK5yafHFKTxRFC+AFKfWbIkyeLFWOZCHeJT3eHrXKYqnatxVeLwya0cohbWmUE84hDbkUOalhGHneMVWVFcIhCjlhGzThUnYUjVYKrACbcYlbT1FG9R2haOHbUoFPXIFYvHRZg/XGwTAh5TwAgTwhzCABEhAAKQQPE6VEOeWbW/mG++HCAaQBiggiU6wAR1gb1LwiAGQALJ0IARnO5T0Mr9jHtNhcEA2AX0VMQb4QMXzgVIlTO3kCS12BAZQAvggBrZnA1iAcB8HScAnf3vlYCenOvKjHylHWKAEVdZjLw/zL1FlVqBIQbQlSK94c1Ai/3OfxVq5ZTufZTyg1GBS9okAN3+7tRAcgkwnEjsS04mLGHWdVWN12DH5h4FWIk4M52EYtEWQ9ypcKHZnJESTFyyJo1wixHY/sWlFEXdIeFwgVHcDJoNWuGsYZSg81Xer9nclxZAmBZFguJE1JWpTqIbX1UTwpY/yVYaix0Yk6V/Xxo8n2Y+P0zhp5JAySZNYeJEjpYWCsWD+0mDsNDuIVlf5cgoxMAQVwAA/UAFJWZS050fEQQA2IADmhm51dkBZ4otJhg+PZBBE2QGdAGSamEigGFrdZGPTV0zY0WIId4r0sn2i9DHRt0ABczq5CAceZ4gH0UeJxC3whmSe0FcNNP8cFyhlc1Q7dcUvvDOCJic+OQMlLBcuXCYdGFFHE6hW1CIiEpNVZ3YxU/JLy8MkeUg+MyOaONMyWYeOKfgh1DSCj0WHo9Q6yQNozvSNeARPuxc6A9Quv9SCIrlDMXh3VfiRxmZ4OJWDRghpK7FcPQhqjEKEgtKRM8hrREWF4WWRXMiEKIlTHTkmUQiS3YmTtMGRcRidhLeFl+ebZiiRz4lP52mDvuaSLzhGaDg51xZt9cmG9imf55mTcqgXi9iY5sIuBrSTyPM8/ECUFSAAApCUDLCUhChJcjZutPeXDnNNcMWXJMA6ntAtNtAGpmAKkVACotBZOnJWGJNWBCQhLVD/A0lwfdXSMkGzRydIMBCzPNlRZNZHArd3HLd3ERHjiCMnPKslm4nZVPoSPHbYQBP2csoTdQL6HToiJQZzcx2GWemSeg+SS972O63DMHm2OyQajhzBSXVGZqoFOjYnaKaHpQv0VJ2ZTTyTjUBSZwwXM0ZThO85FC3Zj4f3hgDJeHCTdnqzg2yxaZ2WkLiCRm9YXw5JauoJn9npp5DqN9VpkuJleeHpqJnKJZfjnc6GhEGkkl83npIaqotqdrzJkubpksYJk+dVk6CXqLB6X2EYkvuJGabXjMwTL1vmIZ0IEWIFDxV2AgnKAMNarALQAqLQVw3REDHAAEkpADAgVoAU/3TvMx1XiY0183745gIfsFcaCkligEgk00oUpKGIhA82k0oYYXCSUAinOK6thJcdeEFQ1UcQgYq01JQW8VWPdJVq8KAihjMX6petJCRttR33ukuFybC89B/8x5jBJGekcy4XCD1YZYBxFKN09iTvgx0oeJpnhjOsiE33YYENxD3S9E12dI4cBk8wU03ZFk0q9kAFMmZZsiyEloLnuGXW4hFpAWxpY2DQiV2Uml0btFBGcVBPdJw84XZKy5w2qaiDB1DrKZ20hp3taZ0iGbQkIQb7IAZi8BR70A+xoAvxwJGzepOdyrZ240+YSrXjaavCGZFaW7dCC7ejGp+iyp1cK/+3uzZpi/coa0iD+OmG+em3N5h4aBNbJiIkTTV94TiM2UEAFWYDUImsmNsCCXq5nEsJ6HGg0NoCMfACvrGZL3oK7xd/SYZ9tPMAFFAFUgBjLwdmx1E0voEP4EccRoMt09FiLDoBQ3ZBijSyIDJWJyJWumcfpgUdBSEk7ycJSCYK52YQIlotqQsCiCB/NRJWrDQQsAc6SuY7OqtbJSJ0HxMvECNbpPWMClhzrEU0ThItn9lwa4Yw+PcdkLlk5qQi7fuMOgMiC/ss8HQdEsM89ruY2mHAFVNKniiPd2RowLMR+Ii4c9eb/viPTfinFzWQR3RGPmEn0IWofSoSD7AAUxD/A/XQD/vgQourdgoJw7k2htTpeBUJh2XCwnuxD/EgBoA3uJoKxHkLdm1Ln5/Kn5WKtOipn2s7naf6W2enxEksuGXnRaQnqxjMp3zqxIsrw6+2k+PTvwxHToQ5Z+9ACTawoEXJAAo6eyewoNCKBAohe0lJxxVgboQZoO9wlQTMEZ6wcZkwAgFwe22FDzGAAR1wBMKXb/umoSnyDgQgAm1giaaAbxdQAleADzigBx13ityBBDWAiZY8ZNAByXrQlZ0guyVgERkxAxhwBIFsyBY3AmFQA3CQCfEmCZKAykjWYi8WYydyoZKkZDHQY5goCQawb6P1c+CBpnRafw/0mmwa/7ImdrJdRlkGiEznozPKZEjLgoJ1lKS7SqLExKuieUkIaJp2tFtzFoqSdYEIpDzv4x9w+lmj2SEwulvlbC0XhCd3S15VQ7RS+4Vt5JvFiWnOKTgMFbUQ9QArcAJmkAgigAr9sGnkuYRWq6hYy8Tp6YXX6c86sQYu4Ad+0AUlHQha4AO7AJFqu8VE7NKUU7RCrGt/S3o33LVSHMV0i6kcnWCKu8SP2qhB6LZtGNDAScJ228VcLEb+yW7P91bPDEcvoKDD6sYJ6sZDsJRsHK1i0EcwwMZ1LACE+JMK3BGqK724C1gEgAQI8Mrd6hA8FgSZIAWUnAudkAkIVwJ95L4mwP9x+CZ8ipwBCXAKBge8ksSHUXAEuWDJHXEKSHDImWDX9jZ+aXADOjoDFDCLYYAFtvyIYRAFcGDLuhx82ksCKlqXp/hu2duXf6kGRZbLo21vEpDX1jvP4KY9EDshzbxYWYJbzuyJZ4VmkzWlPqttzvxAH/J/UcZbZrkc51IfYSqOxLN7c/p/OEfAzQxZsrOmEms/WPbbbZZbZopN0ELBSO1quqF5mMbSGK2RixeogeK3biLCN0TCIDEDqbAEMiAIDAADdjKSYgjD6+3TOr3RSWzDBI4TIT3SfhAIJN0IDdDCLvzDMk3hQNxfLx2QH12rBf7T7J24Gq7RKKmn4DXipIr/0aFXxTMtYK/6eS2O4o+KVEk9XGqaZuCIs5EJMXxIAIJ4uS3QAjwwiDzg4y1gA0Ru5DDwAkjAAwLgxnU8BEhACqRwJfDSLdj6l6fDEa/bAXzgAh7gCWoQfsl3CCFQAmiwAx0w17KNl7DH1/gmBQ4QAk+ABmGwAYEdiwd3fafwAhRgibKNCuvRyok9Ag5Q5jtwBFJAfh+goTNgDIduAB3gACQQA2hwB2fQA8VsyTzABvymomrZV55g1iTw6fgAfLIbAlaAAT4muySgDwRIIco9W08NsVbmmY5ZzsocwDCjPmKafTTmovE7vlhKH3zWZmNsSaP5mjtyzVk1jab1sgQT/85M8oo2gzLsBC7c01gPUx3IxHId4VtZW54uIQbxsMMfAcl9gAIBcAMZNO4PYAKSmO430MMIft5QZNAXPsUiUahnkJDglUYzwAJLIAhm8AOU8IT4lO8efsQ3bd6V59Fe2Ch7kABP0ABM0ABQUARdgNJugiu0UAIWYAFxoNJOQ9BVQQBrAAUW0ADzjuEtT7cCHsQlj6cjPMMlHsMKj3mZOtAh5aozf+KAS0X/bbhFXd9HzbcIlpJyAxJ8VkvuCy82G5pP8gI2kAh1bPVXj/VXPwRhXYh4dUp/FR2h/iJ89rpBcGRJ9gAiEAQYp4kEgEiiEANnHr1xcBELgNjKVxCwJP8RksQPhA1jq9RjGFcCm+BK77DnVYCj4lrl2WvJezBxrnxv3aqstzcQ/wp+otCuMOYie3xBaUl+CfDnp0AACNABn197MZvthWWkiNWZTrakCIEhTlp06BOlV5dM+8GlwuMvsVPA2QhWDLy/ozNzYNo/CqSBaKpa67awzkjjcYm+KYZ6402v9fQjE0ggPJ13ajHuFK0JkIwC6B7vPdw1++Amhgzv6i7+SGy0ZtHBZfLwZSsGDIUrZqMJsSAHXCADDHAG9uDfSn0rANEvnkCCAw32Q3hQYUGGCx02hPhwIEKKFS1alBiR4UWOFB8mJNhRJEaNBylq0rRPpag1Lvxo8RH/a+RMjmLEtFxkwYcmmRcn0gRaMeNAAiEC0WggRlNJpkObPnUaFepUqVWZivwZVOtWrl29etT4VSzVkFytdrWacexarWnLYoXIFqhas1dn/pQqlKzbjxvBgsxa1uRfvyABg+0rVy7fvWHXvjuFjx/kd5Mnv8N3irLmd5XfwevcWbNmT55eCKiQWvVq1q1dC0BCioAoApwvh/bkObIIEIiAkBClG/JlUT+C8Pn9DsmOIyMyfDh1ih+/0i2wwJEQQIyaB2iq8LkAfPT0z5pb6DlSaIInRkEQGYACKHL0BTU6SSghBt/+UwQodHBOvhmMOQKOCyY4RY3QOrMBBORIIO2d//qSODA4fniD47fgHqCgCuc+KI8feBo00AdSOBONMtHwSbHF0EajzBPJ3sktt8lYnCw3FG30zLIZLVswSBYxky5EGFmUbjzPOvPxthxnBE3GHD3jUcfNgJxPxR63BLLJz5ZMcjjRLDsFHs4yu4wzMydbs0jQuoRsRhRvpJJGfKwk7U4ut+QxyzH/ZLOyJPk5xROyFCPpLE3ieUEEFB6FNIQbxEAMIhh+gBSFAEKJJbCOGMvLp6Y2yYIKNdp6a6ZFSfXnHUTxesugWGKxJSWE9jkM1MZGGowmTxEVi7Fgp/o00V3niksTFVzoAqZOG+tr2S6+8ECUPQ7LFdrCRirqKP8fKAU2XHHHJZcuXc/VFt1QOVL30LrOQhVettqlNy6vnCq23oV4dZdfc+MlN6jABhtYMGMNqxRhhUXVV9uAkT1XuMlG0xNOPGncUjICCLCBtSVW+9g1kU+wYWNP1AguOjTL7Cwzz0j8zZOU6dTRuAffwTA8MS6bjh8OAcwgATWQiEKKEQIARA3NCEBZwelwqCGTA3l7L4AEdtYMH+M+RFINr3njwwUP9niBgiPCFtrld5jmTRINOxOlhRokUU8UQhv0jQSZkZgbP1QUZHIGBI7Ar05+fiySUDIXZxnIIVFEEuMzp0yRYhjnU3xQzdNc8HDFQ5s4Th1djjCyyl988XH/Jrek2GLS47z89csrGzLNNIcU1HZBUUd99shCn7J0zIIMdMEsj3/8zdzHRPL1liszdKuG0dLkgTMweLSPEkzAPoBJaXrABBTKCKH7G0KiK+B9gWKVgGzXrzQjmUilAp90/Sq4IpQ61UWlXh9mmL3eZ6+G6eorBhQYAVOFlqdY5FpLEUhLmhWTV2nCFi3xwxfisI+lwEpcUREDATBwlAZA8H4FPGEKUbgudgHQhQ9LzAsHmD6A4etd95PhWITlKwGWyzHSswu/ZritFTaQiAkjzP9glT/89TCHcCkiDcdCGeDN6HSm+9KNKJabzlCiY6kJmcjEuBoBwGA2ocPMbSI0/zF8UO1tl+FiZ34WNg9wKAiSCJrTNHMZEQTBFBqSm4EmoDTIBMd4E7qAA0DQCedcDTRyxACAAgC457lRb4JrTtBsMxq8/QZFUJPEgTDWtuTwwwZtQER4AIemGWCgOQEInfMiR6ThZa13eqoSxm4TJcqwSEpZ3NPzhjfMFzFOS2ECZhozZjhm/tJGssORcCi2OuV5CU5kGg7mkPQmZA5nlp8DJ5fkpJshPfJLNbITjGr0oz3F8UjeFFOXwlSofinGLQjRhBhigIEyeG8P3NPU9zRyrRigIQwBUAEaUCApcPlLhU6sCv1OxcP/3YVUq3CVPRM2kJ7gcym46gcEDRIPMf/sQQwP2ce1OrWPeEykpf3YQ0z7EYtF7eGlISVpP8CliZi+1IS46glIYdoPW4R0UUGBoErCBa6BxNSpMM1prgJDU5TUyqizwmc/OIjPeNCqIp7o6T4oFQ+RppSkRx2qWOPBUo/w1BMnLWqvBoJWpYjUYAPZhwSdJRELDhUl/WtpPK51kV0Yogg0+AIFKUIpXJG0pUXdA1sVclSDSFYMrQCXTFiqFKWSVSYhNApSxDCPhFT0iadFbQ2bGMWHsta0rSXWDVlI0djOC7bTu5cRA4jbfNUWio75VW9Tqxe9eBCJBTMutlIVXNf6FrX0op1mQKPOHs3oYkDqjCemk48vuub/BEMYgshCFrITtIAU5KnTGlM3GZhBiFC4wdjPPiRfKCTgvWhskBTCIwpSAuc2LeIHKEfQAUQ08nDZfQcmO9EJRCAiEw5GBBzggIgHneIBBDqa3eaEMwe9rTKInEBwPIGht1FNCgtGBIM7kQkUZ4dHQELn4XI5pWf+N07G09OG3bmZzawscz8eVORqtzxf8vhiwqvc41QHKOvCrrrB47HvnGxLJ/1JS7lDEptseSbL8VhikgOzMJd5RSeHqEdFElOUQQc92eLwhv0gAA8mpYl7qKB7sxBqRwig0DLcAAkUCOhYfwjDBc6kfT2RYl6WAogzUMFV7VoYQh7AgiVUwgyV/6iEICohAlQImiIL4EAFzjCDKSwhET+gxANALQMZiIAUPCFrPFQ9BQ7I4NKVkMEPkKAUmdC0Ig9YQa3NMGxMXzoRDDiDQEBqC1KfIBGVOHbJePK+eJzSFCNgwkR1tRQCWCEnHjCEC44SgVEQoARFCIQWGnAFExrkBhlYBA380KwIfEAooM3gTt69iC6M+wNoPUkrqHBueQfCD/P2QyCmtRPNknQNGSh4uiOQAFF0FGHxePdLfLCLi18kFnpVLEcA8QSIR5wGEfDAqYraD0NkIOFd6DfMaQBzgwciEBPfRU/msYs90CIANFiEH2ig7g9YPB5FVYq5xW3zLtCABlCIA/9CbNHtgx+85jZ/eb8tsMHbdr25X9+WqIY79gTCT4b3bLMUIeZmstNWXm4v9KsGXfa5t3CISvR6bPGu3I4zce+rjfvYwW52tlDR8JeR3ZrfGyHQ8SMGqPFYBVpAgBaoZryuaQEqUGGmK9MpMn3icN5EjLEh4aM+rwTEDEIgSf0ArzP1kRoJcBaEEbjgA4QM05TkJgk4SEEShVsSjYg24RUz+MEsfnDePNHKDrgYwZyxJIJ3X6HpdFJv/DDOgyecCThwH8LXDsCRiYki8ocmchFypp2qLKMd7clzQYK/+QGVJLWhSfFDLh7tcqO8GdvpdIpXs9UBkmqinQGcJ85Ds8T/oT8r2yQtu6Ymky4toRMaAzP0ezLW6Z1iApQC9BNDebu1QDuEuCybOCkLAijvEYWSeAAR4Kce0IY9CzSHKqL4GZVSmai7CDyfkIl4oIQsoIWMWoz4iQcwoDRMszRL+wFS0AtPWIATQIAW4IJKM4NEsAFQszRBqAAb2IX9IUJbGzZBIDYzaDUlzApbWLUjtDRiszRRmwcImrQTMDUjvDQGyIKRqA9TSAJTkID10CGE6DYasIAIcAFcOAoa8IEeKIIuELpG8ACQGohVcDmYo7mEQ4p/04WQKopFUDdvazqEA0QPGIes0qknOCxFRDibU7hAoBZ7oAh/gDhTlLdFOApq/wCEvnuBEOg3VWzEv1iIfTCsdWiEEooIEZrEmpu3k7uCnsgCl6s5U0y4eVO4FEC5XXApc0vEqnu5RvABWbjEfhAFDroglzA4bAwEbZQJTaC6Z2zGVLS6xDKhtoNHwQOuvBu8h/ot1mKgD8RBfTwgekyhfpwtGoS0e9Qtglyf4GohhDwt5CIM5WLIhSEYkjCWeiS8hWytL9uidqo/mnEZNeAHjgEj1rABGOiuMWoBOlCRJ7ESHkmRw2mvU7Ab+MqNnEGQB0AASaIkNLKOUAIONACBJHCBOLAQHPuwGkiCQtiADjCQEvCE0sEkAyiDNZDKqZRKHliDLAAEUZgBszmapv9cndxokEzwsACbG/WYGBIDjtmTBAd4gh6gSh7ggR5QgTWggqEMlHWaEhk7J11akiVTndH5SiXrMs1pkzb5MRc5s9BhvxhRs8X8P7W5sXCSkYshwMU8nh6bnc5ZM8h4JFtanngqPzJDkS/ZoxwDM9zBESuqJTVTwEAhlM7szNfBpuhRrR0CookgwZASiHu4njTwnobiiIIKqHhAAoViqLrzIYXsiPYZouIKolUplXcYyEIDtjFgAAYYA0JYgiXgtJnyiD1oQhkgBFartUogBAZYAvGUgUr4AW1Qin4gwkqTgescg/JMBCoUhaXIp36QAy6wtfm0ARbggEsTBAZYARP/IABcqR4WOIEpZIAAZYABLdAz6KCNaJAkwFBOCIC7+6Gp8zYLQDctOCxAHNFEREaKWEZPtAAQlbemW7eU2gNidDpcEDotsAAaoFFkjAX/iQdpwYWniwAouEZAbIAG+ABKiYWWOzinswAXcDpKXDeFiQcJUsRg3MGRyCtmMUd2gYEAsDlAtAAoeNIuCMYrQIgXYIIVhQILCDowXdE3bYBRwCk46wF+64JAZAKIEzoLqBaBeJYbcIkaXdMbXQdDVIl86oE1dYEbrdEmXdFFrTdH9EeKnNR/FKJ4xNQgcqEQrE3k3Ee2y9Tdci64U85hiSG6O1W78y1KPcjlQqK+k8gj/3LIHEwtVh0XypiuZIqy2gmTOKIcAni8MPqu8Bqj1bABSgjA0DCnPAkdSzIk6uAP5UAAOAib25OvPGpKr6GMPpIEFwCOtgmPYoIHePDKdwClCwiAGjgC/WLK8kiwSMowwLGM96INrXQlAwgAJvHM/nqR6Qsx6rAkmGwQt/EvT4AHfECZd/AaUTi/K1MRyDyTJIsxjOGRaLKS7GIn7Iq/BcEd0eAmBNRMAWwZ11yzF6sY9TumjgWm2BHZLsnY3JmnxetMY2KeXgInNylAijU8FDEnCryYGPuRGZkl50mzxAETffXAUc2tt8ufPbAzTQkFgYTBTeG44tSUWTDIrpvIGv80lU+lO4RgFSDswyVCCF1ACQuyhfg8NVRQmCa0NGSbtPRcAgaAgQXgAjOgW+9UtRgQA10QA1ugFFKztTKyCa2K20qgQ1vw2xkoQjpMiH24h2AzgwpA0KqagVo7NW3YgwpNiAnBwxEogTy7TUzkxEDg02VUxJtLgCcAgpv7AJsqioNTtyvQBZIKNxooRx8IRXTERZrj03zqNpvj08aCsxAgxOG1BVt4AShIOD6VBYooCkKcXZpqBRVgxsTiOMlCCBhwuXlzFoHUqixtlgbArIVAxxuIA9rdA084uheAN9P1AJEC3FPAIA2yKcAFXKUqW9YVOiPlCV1gBWZEOa0aiAf/CAAguFMPEKzk1QRRuAJ2O4iTioXYNcSu6qqgotVQ1WDb+</text:p>
      <text:p text:style-name="Standard">hdb9eCwE1UUykelzVq1A8hKtc2001TnnM6EJGEWVqCvxdSHdNXkaiLnhEgYtlWyKyCMZMz3o5wgcUyXoY0YGIKRJABSCKGSdI0lGILJIwBflYx5QtkUAQ20rBEumo6fwY4JYBo14A2p8QGnoZNrPVKoQQQX2zHc2D314JsjIFi7IZRrTQA0OzzIAIPBwVeMgdkG6YRSkg5QqhsawWLlqIEu1lbO8ZroINnDvFnGyT/eQZ2L1b8MHI8kMczNwWTEdEDMsZzFuxLIgREXaU2YBeULFL/LHGXUnEAGXJA1/8my3aElWhrlYXK9lYRM3PER8/Odz1mTxCQSzmHWrKEOFeZHry2MeOBN8xGJFWxBQJAJq/3NVB2XijS0LPAHAkA0AZqtTiGVF3g0tssfmbjEWIhPM2jPlQsJtz01UjhnGeCBfSA1vD2DntAFXYiFyJorTWgFu53cM2BFmurPjzEBftgfTejPShA1kNqDGYjCVtOGfBZBK0Q2iyMIMTCOJKhWQftAdOREpNgF1DVdH9gDCUK5TiFFPwhGWegJmUHdk/s3TYABoxC6bviAxoqHJxhEc5wHmcAgbWTFhFiWfEO0lIaJ522pkwq3piO3i7MFnRa6CEhGITIsjSs0nsKqgf+gFE1Yg8OiFo77iSzNt1B0CJmY6aj+N4ooaWbZKz8Mgf5l6eLaZoM4a9GKVRTG6w8OSFXd4Fpd4eR84RJ2orVDoL4GXxsa3dcCQU+VwcEWu1XNa7v4u8l2Vb67q4aMxx2+1T2644blDEyWDl7FElFAhRYYAthIYgKAAQZo4tQoo9lIGUpmpxT5JemwPkNaHQLwAgI7mgQ4GVGoD0nobay5jBi4DvwQg3eYIwfwgN0BZbIMJS82bkTgyeSGDBvAAkSIhBKIDs8A2cm4sFfinJZBS0NiwrkRJbDsDQ3ZmJt0jhvYA8O7EzXisdILzRubZIq1Lj3p2XSCLy8RM/kjpmH/as1aDj7ladkhmUw+qeQUmSVb9u9afj8ClCcgy6ai/VjyG+9HZvB1Kk0qK1n9VqeT1VhSxu8EfJOOfS8aqaelhWwcrjPz4eiCEM4AONKlgAFA+00XnsGtHQqJcijC1k1S4QX3sS3Lzoq4RWclDAmWasK5hQExiE9B+AEqiAVSWwLC9dM2RAm17ocZEAcZqAAV8MBYoOgzmAehIjWF5oFuNEMOWAIviHKeWApmY4EpjOeQMrp4IIAzKAVZAM4aoqluI0SU04QURcZxaImTG4UrKAogkMYPCEWjqh4rAIJPHHTjhd+TkGmXC0aeUAr+5dNYIC2B4N6h8wHoDYFFkMZR/9iDXQApURADS0/gjtrn7RCacZg2xxDf702WqMKnWEjRLTWMX2RE0dWfllBF3a3QCV51ZByrTDw5D7C4s00V3hW6VIdVw+Z2DpbsyNZrxw5h2BrhvRZsanbxcLdmIUdsHwfVcTdhd49IGc5UGrb3g6lhzHYpcGfsF1oh0pSTWPYSc6LtDMSM2Xi8ChCAGNgYknwNJCCAnVFYzLDYKEvxFmkjEMgQCBGF6SIAEWgDKUAEKciAG4gO6XiAH+gAKcDXI8WHIlbXEUgDEBGRgR0BB7gBfZ0BL7CCOgYx2sAQgiUAQmG+TgiPyPlICigDEiB6eA0AQzLM6AsNuaGQECNkEP+I49II4xGoL34QhdEQn/AzWs8ZFCx7TVMWEsSMEch8khW5ZCCD+81ZkZGF2Qu/5CizsWlKydD2Zc2BcBhLPN9R2c38Es7k5AQke0leZeIxvJXE778PkssxzOVZHFf2e0GhTVRt8bWz7N28nqtFdjj7gTToM1kPKWmelHWvZhC+5mweIB1m/U6hAhvk0H/BYZBIW0pDZ21Q54lw2yQUg7iFZ9KagVSIcxjQ85nqFFVbgBWwgRUQUDEXAY47qVVDtnwqKmYrtSyMa2A7AfaMeIGwiQV1NlfrqoWRiZ6W1ID06HhrAFFohWXEBWoxU2lBuXEoCl+Y3ZMiKnDRaYDo8sX/gz1NBDDQoNFA0749/frtMpShixYfsfrtE9OjCI2B48TseyjRj5YGD+O9KONHoaxY8fq9jKfriYuOHkTFfHjxoiZ7/TRpeih0KEyMa1xQtPiSaLxYe14CIvGESYMGUIr4aWTx5MN9R/18iRMy59J4e6wACRTBw8Wl/cRYWUQjwgdZbzUW6UKxwYeLu/bs2ReUbD8CIeQ2ECPU7eKihB87jgx5suTKlC9bzox5s+bKRD8PZQx6NOnSpk+jTl2as+rWoTsTdg07smzOmGXjzt3YdtHannWPpuxbuGm3rHfP5q2cNnOuXEUb7934OVPkwK+TXq49M/bS70694/c9/DtP/+/Gg0//nd8p8eLX43MfP70nMTBaCBBgw0b+/gJaEEAAKQSIcp6B4p2CD3n8xIdeeeR5cooIICBiQBooYOiEHR3A0eEIGXyghoHgzYDAEZ3wcUgGPfSwQwdSSHIBCQi+8wAjQXQiiYVWiICBHR8m8E4LeiRxwQSi1McIhZK48AGBBNiABSKISOFAAGug4aIUMppX4hEGBFAgeAbCM2EmMhboCT841BDjke/gMyEcXH5HAAUdTClBGj30CMIRIwQgBo3qGTiegmOOd56CnuBjnqMQNkreeeKZh6h57hmoYKGaFqpooe2F1556msJzIHkKMohpgo+m+iCNh47Y6YOVfv+HD6KY4hrefOzBI2qv3/0K6nqhsjfie2P2Kl6yuj7KKK00TqoppZHSuqqr75S6aaK2bguqrZhmWmx5yUmH23KvvZZTP/eogAEKAdygGFkPmOBuCdroApQmSKDxbrxixCOGvORup251tm2SBRVqrFZucL8l/MI710UHXblgsLCEGSKg4vACJ5jxAyn9YLxEBTwENcMUSzAAg2Kx6PLAAhwsUYkZZtgsgyBRVHAGTi7JwYUZFagghi1CLcBFJT1fRHLGlTDQwgo2rCC11FzIEPLIDk1XlnOqEWaQFbgoJHAWGYAVhz3xHNVFBAnscUYGCS1EVCxiqOBCViYZFMJKdQ//dTYuFTXNNlJaxeJSP3t8pZUmF8GAtlag2ZI3SSZJx5jmv2FkCEeEc2VLUG8RUAJWfuillx+rgz6UV0h94cM4n8X0QFxdWBBBA1RRFQETUCySAl2A6RIPAVYEolcgNGjxtl2j2ec3DT4c7HB312OffXe8UVcwwd97z31q4Xc2HLmtnbs9+Ot7n1v6tLPPXXbfn3ab9fOLpj1wFkeX7nTWOcxg/Isf+WKjv/EREDbkAQ+DEFWqVmEKVgkaVKIKBQ94EEAMARJYgDYoigIVi1KJouCYwDVCG4CgE1LoUC46hIhOqPACJVCDiIR1Hhh4oQOdyESH4CAJKUgBCCQQg3m+/yMKNdxoSpngAx94OAIoJEAMOIiCJAoxgfPA4wE/CAIi+OCCIRbIBm1ABBymBIdM5OhDH0DFKWaAgT+FCVLgmZAkhFjEdyygTUYikIRAUEcSFAhOSMghGRFhihxJIkYlEFiDHjirBl3qWo/K1Kc4VatKkepBEmQPJ0XVSV550pNwQtSCRLWeBKWnWOlBFSUJ9a1dEYtYp8gWmRb0IPWgslaklJWkJCWsBJGpPYdyD6KK2SlLNhBb5eEWrWTVqkylMpTKAtU0j3UsYJkSW6fwhGu2Yz7qjOYeZ3BXAGYRktDEAA1hKEEpmtaPWMCgX2XIwkN2cc4D4u9+pkmYPwjQFv/OlW80mohHwngxsfYNsDpO09gPOuaceHxsCT/QhiZKVgETiEETM0iFGVomCoc8IGMaE8TNzCAIkppBBjzAyDtLJoiWKUajLJBBJX4Ag6aVzGYnrcRJBVEJm93MBtpQTObyaT+hxEJsiAlKDNAWlrW1bS3j8FxWZDdQmAxUFGdbCfU0AYMQLC8xz9mqVnaxuH68wG+BsIAHQqKJtHZBLR4Yx0C/UpFz5mQPI6nI4sbyP31G5nVJUdxrKBECGvghEMnrwuoa24gGtAJgRdkHVdmKV+mIbbGKXSxjG5uCbiRgdicRA006uzoasBUnkunb3wbzsAImELayjS1AUZM/fOL/Vn3HOeD7wHa+btI2t9fzJnANmD3ioC+gDeue/Jg72/Y1p6gWA+f/DPY16wo3uc+dTXbHk0wR4tJBl5rPpErJSfKAUBQMCo8oBPUe75YwVORxZLWWiSBPTGhK+u2iFAyQgTWcIh7GvJQn6KUlKm2pBPrwRK+KiI9eIeFOR5hSggFBAH7ksUhH2iY/HnCnTIwgDTcAjxpeQAEQrLATFXIACVBBw3eA4Y1gEgUwF0RHISKqBW2yIo3fgcIgAjI9CTKBlnK0pRDEi0DncWWslqyoMWmqWfZ95HvBa6BIwumYWublKInJHm6ZipVVhtB4WEVmJ6PZUE52loPAw0pH4kqa/6H8ViqHKUtjjXJS1JylLD8Z31spSoSO4hZ4zMxlYxbTmg0qVAi5+Vvz7TaAltlDu/yl2qUQQAQYCkEIeoCGTqMBDe4qQwjuYIUnAIKo24UMaJSTsIXls2GQuUjEJoYd7BqwohkLmTaO5pyP1VQU+5hBxk72EJWx7AwPecAKTvBTBsTgFDDxxEZNxgOnBKwfcuBAIlI6BhuwgAM2O5k7S1ZSoJaUpJVIxA8oMbpysdq3OREb2eq21YGIoh9HUcsHdnG2wW5OBZKzSN+WRz3pSGRwPjDrT2zRtoRAIQJQQGxS6PoQVgzcnULRhArSUNW7XZa68e5K21q3FF0U5nao9f8AIISCcYC77iuxm93mlKpY1CU2EIndOS7o0hKhCEwMN2ACRxbbiAhcgXaG4Wq+mZvdp0OdYvSj7aqpzl3tWv229Zs6AsV366yDXeu25Xr1YCvrRxv1N2KH39qjPj//fU3k1Ys7cwZY9d5G/e6O0RUD1ZwrR+b5PJh0c6wYyJ5TIP4dIlJyhBKv51rpclu6ei944MGPyxfaEzT0RH3ggaQsgyeQ10I8perDKPFcWFhHVMMRFY/4BxBIFKR4xwc5aR4aWhKL8fig4h/MD3goiFtqeADr1TAmWl0K8cmnfezV+yDLC9tAxleTp8BDANaPkMxmPr0kNamtCq65gtNacrL/fBXK8ncS/WgW8yyjiZ5gcWq9hUfVnon5QGp2ClOlqm94txz/A9kZmOmZNYWKptQYlMlKpPQd8qlZltmSA56fr8TS/YnHtzhZKBWKo40d3m0gAIGGJogTOcXLUBiEpmHICaJgCr7LBxDV041cavATASDH5rzgBxJUFvACPgQXdSmUuYkMvAFbQy3URWXURpmBALhMLFRbTWnDOBxNPMQDsvWMBsoMB9zMSZ2bSqkLs9WMCMhgPe3DPujCU+jLQwGW123cAxzG9CjGvW1F3riNB2jCKkxESaja4uzBPTwBVgxEQRxEWLXgS0TO3gRFGMIFEKiOzq3OXtAcTNDh33QP/2nlxUDcE92doVBQVhGsw2NdlXRs1VyMAlFIRBcgjnO8jk3cE2PYwgP0wCKoRQKExD54gl/Fgj3swy40xUnEhC2YBS0wAWKtVVtFRvQsFd3p3TGGXTJiFwK5XTN2YKRhDwduHTQ+Y/w4I6ShXddF13A1l7x148M4F0AhI3ThmgdKl0JFV8Vc4zQqY23hlnfBI/+hR6SIEJx4Gf4xWj7G15k1SK50kng1yJjsEiVdE0E6GYIgCHmdQoEQWptJCkOWF7islypRnj1+yoggXkbKl64sWe69V5N1S3mlGe2ZSi5xigEaYKxwyqBtHz0G2jJZCpfJJCV1CqiUH/iNGS0JGv8zTRm0COABFl4nNaSp6F+ooJ+cndKwDAsoPVlBntdTylmVcQsrsZKUqcck5R5IEopS4iOpiAo3UWM1HpWkMcbA6MI4WRpMNITx/IAKuuUJBsAHRNY4vha5vBrDgGPaEcZFAMIZGNTX0SBz6NoSsFvHNA1RRdRErWKxrZRGrYxH9cMMKE3PZNToaFQqmIwN2FPiJE1HjQED1ExK2cALRNZi2MIKWKEAuFs/eIIsnFMnlgYBnEEp7MMynt1LJNXxIIZIOJUHAExUjcIuGMYiuM0HcM1b7IHtpMVaAIVhhJVrPYTgVMTs7MFM6I0FXAVi+UER0IXFncRwzoVx7oFigIT/7bjiWqRiV9iCGiQAIIwOZDRELLTmwy1cbf6EUNjVQiTVSfwb4YgGHMZO00BnPATFRuCOB/xcTjzhfb4mTGicGDROA8wDUdiCcyqETzyEQ8DmOnKoM6YPXYIo2Xmj2RVXNhaHiOpGiBIXNo6l/5BoXYZl2amdN3bo2MEdWf5V3c0djqroN2YXiC5QkGLR5D3gtjTTiNAZ/IlL3xWasYTXVuJKShagn6lKKQXpLxFg3y1l/iWKQJ6KeohLeTXpkkLlR35ksMTZkl6ZpBTR8rkZQgqkuNzjJ8USr9yZA17kRR7p+FFpBPbpJ8GKqdykqBBamJoKBA7LsthpmTbI/+3k/yptJU1qSwX6UkEOIPlt5E9aUkoyygKWWQX9Hy1pk58pKp/Z35KtFyr945WN6NVhHQ9iFUwQlRiE4LvMAlFogmTd57v1A7/4C1C0AgFEVgvmlnGBTQz+U2wg12pQgsK8A/mgy8NoQkgtgUSRQlDwahDmW8moVMpwwRJ4gcuIgTUojUplhOjIFMj0TEP0A7OdQCKIAMNo3IL2RtKYzBl4gku8BMoFhTsRhi3ciCl4EQuGo7Fyhdi0libcm9roG1KshS60Qg8AQVWZFRRCIRwqxBUIxlc9Z2OMRCnug3JmrC4IRj/Q1eP0RsBI7F60xUtAqAuQDdJpAi6GRmkpxAeg7P9nWKYm7BvivJs9NSxJbEVIiEFaoQ7oKOi/scQ7QeFuCE7GkqAmHI19/kRZKEZ9OCgddkHZREZmCU9dQGFDXFaPkm07tqiN1miHrig3oqE2ni07Qlfa3qaJwi1g7Y+P1q3BttoMdmPZik85wqo6RivgbmPa9mjUweME3VKb8WQ99tmiEeWWetcwhaotwd9VLhDkXiSTRgsDRZmxZJKWRpOc8tnj4V8JZdOx9GOeumRSiilOCgujYOqQRguNvEekrOlAQhOSphmDSBn3DRql+i7kSZ4DZqWnbFn9RapO9hKbMWAkBWoFGdMmmVKNSYst/SlSVm+qVlOiORkslakoMS//oEWLVZaZACKvVhIvlvbSpYKlq7ot/CbUWTlH3IigdNiCO1ViGMIABfhL0OWqZCGjjNrPXaZoZwwUP9na3aojWYTEHpQMvF7rQwDFQwRhx2DM0PiMY7KMy2iCHKQCT/3AC+SqzHzrSVWACMSCYLhryHQMwFBtTCEVtaaUF04o0MkBEpBC/kBUDSTBD0tAAJRmNW6cbrJhPwjOUxlOHEbWSDCPD1yBJuzBKdwAzAaCJQgja01PuUhn3cQCAQSAXNCFFLss0Jnmv5GiD7QEwNzARKxVcPaD6BSFLUQOLujFzC1oTthnU8BhSeTsW7yTIehNeO6CwOxh6vgnUXxVXA3E/xU8YSnEQQJoAsrp5taO8b72AxX7wAdQsCagwg2AreJMq+kIhA/wKkxELHHORRSLgSjUQyTLbSzj1oeabS1Dq7mAXYnGKIzCLwPbsjXictvy7S3z8tsSsI5qoywvFwDNbzPvqN398rLmXTTzXZCKGZHebkxW3ympEldOGecO3jz2Xa7MbpOymSNNEJgm5a4M05+tbgZyCqH60uQRHkwqE0BOU6xU4Kre368YYLbc0faqcyrpWbbsSvuBkpfVaS4lL542KaBF0u/OyjL9LrWApDL9Y/XCB02KKjcvtJeBr0GaL5PhafrSLkd6Cykli52FKeEhSko+tBzZ86RKypxKU/9In5c3z9l6aGDe4u2JCu50zCIMiEAfGLVRo2AfoEAfwAtDcE102AIStCW8qNp+/mjhAnUMFuxP200/vJoOxq0lHtsUMMBncgHNDE1ZMwC0EUBQJKY2xINFaeZlHiEMXCsX3owMMAAHiJtJJcLSnEEY0hWwmcESyMBhrzUDTEEMwINjxIMtgLDOJIIMIEBZ8/XNqOY8xMaE/LApAMrAtOi8qeFuxsMg4ls8wOFaFDJpIeJKoJYFFAEuJBa+9UO+HATd3KEtkJVFCIYtSKwvKFZCvPYbRIAPhJavrcseIlZCWIALYMUde0AUE5ZQWE5ileJnkJYLYCds04BcWMB3u0D/BMQBTIjCcMYVanGEbOvcYDmH0RjoeUMBbH/tfr7V3KxEIGjBG3x3d/sBWy1OS3wiaum3BSzCadFF4TyEwAicXjC3c6PWVvhtNEt4DW6dMnvo+vAW3QJ1L4slhls426GoT+uPNHe4bcLPVpdjhB8H4bK4pAWuOdZo2SIu51pZLmHu+E30RzZSU8azfC0anD0gLjHT597u5i5aqwCa9wperXQzQrez8NaZ+NlQsURSqsajNoGfAjKaKCXKsohkQBLpKn2qSbOuMWEKS3Yflsl0R8rk8Zb0AM5HsOSjmPHkoxRapPQ4m6sZoq2qrDzQQZNqBCYl+/Z5SsN5+OYKK9XY/5hZZUPq7jZ3ZKIdyp97yrG8rzHvLRo6cxz76lvCZSkQK2b1Qzz5Cza8m9dUXabDrwGzaGUkcBb4wwIH8zm67MxkDU3tFE39VE2RwjzYArCJwMhY1Bk8RbXBFIFuVNbgzE8JQgWwQLHZQEYc20wBFRbquiDIgAjM4k8kjmTqzLKbFEq1W6hbcA3AgSkkgQSUQCVu+GeUjlxQjxiMhAVsxb5FwCjUZjzo4en4AS7ggs4FwkCoAcNpkPT4wA0LRcIhrS6kFQ2YVr+nzuV8gBO+077j3Eow1lqpMcLnldGuxEDYBVkYD/Jc/CJ2VlK8Jh3acVwFQoFrwe/sjb+axcivzv/y6IW/M2fh+IPfNFbPrwRbudPZFLjJM5Ylz1XFxIMnbETyLGIx4MJAkPuHSz3W2Y+KT7g7xu+L+jSJzy2m6/LV7/KGx+h2db1y6SUyd+DU7+2NbjozP/MxH+46AmlCJmTtYi/vLtOnZLRHe/TnPql4YXNND1iOX+kItR+kECArlZeo2pDrcu/ijnkljfNIap+psNmm7NmIoCnqdnmRVjSruCT3kTTrdiQmlRfwUnTqo7lEAyVRHr5Gt++hrql57B8kKVNEcyQ8o3mkziSXiuQvbTkBflma1Zg435LtWwvhOSpGq75FT8uZZ1lAc3OTjkvWY327p+N09K+nw+UIXhf/TMSDrwZAKHz/LF+/qt9gPyF42A8FX54BFRyUh6NjY8yMxpybSS07r+fqx2jNYKoUQPQTM2PKEgEwxPTrZ+vBCg5LKsmoYOPFAxZLKpzx1G8PwxUnzESUMbJSyZIVRCRUGM/TvQVTCJmM+COGKIUr+8W7aQIEnBFvAOHUOTRnUZ03icbb1+/BnUA0GmjSlCUDri8eRMUyVCRFBA+xFIppRcmKhUV+FtGw0OCKLLBhYYRIG9WoGBgZ/Gihq5CAFRp+aAT+6yeQH8J6Zd20pWlTCRd/u6ht8GGcJpw3+2mydQOvFh+Jj2Lui8twFz9dTKcOpNdyzj20ShQJ9FRLhA8E/0Ks9rFrX+iVewxlgBzZ67jMRfd5uhGCxlnCNKA0GGV83554+hwHNnzY6xWjmDkupMWkyKIuTy34+NA66ff2793Hhz9ffn369+3nx08UfH/wvv0LUMABCSzQwAP92y8+BBnU77sGFQTwwAjza9DCC/ujkD8IF8RQQPosxK/A0BTETEMHT6RQqP+QKsrEFgEk0cUWV/TQxgxRzFHFGxF85xR8+PHxnSA9eUfIU470EZ4hTwnSyCI9wcdIKYN00kgfrcQHyiurHNLLJfmRMkkkf0SSyHeWvFLMMr2sEkkxhZSSzCDxaXJOMrFs0kg702QSyyvRHBLId+rkh08v8SwyzP8tf5yyyDev5FNPIZm0MswnCfXy0SMNzRTQT+uMVFQw39kSykG3tLRUSimFE84pAXXVSDD1NLRTJLm8cslNozwVyVMBxZVVYXEt9FA1AXXTUHgktbXZOwsltNZTmM10UlxtrbTSQbs0MkhhVTU1</text:p>
      <text:p text:style-name="Standard">VDwbhfVTYuPsVFsr1TR0oxJH1JHFF2XESROw2lPIMk3EmEegF/sTw7eB5YU3QQf72yQLKtS4sMR4KMmCl3ckNBC+GnOyxZZY4tnDY487ti6zWHrrOLN7k9vHnn3EsEWMl2GGcamSW9k4HlH20LehE5ZgIIacqtujIS6WSOSglcTQRBeO47FFlz2WqlmqAPnVRKf/1hCs+DgxdpEqlqRtUciefvYpO55d8BWoZZf3rawV/6TaJxasbxLYMrDufcCK2SzwoGmv1XiiCBq6sMSDccJOSONd9tDFsrFbSRrGoqy+WpcZjwqtOrDeumkpusmWe6HMENesH9603keW3lqeJ5aVc+JY35dzUuleWaSybDGFYtklntwT0sRfFkOzLB6xErpak8q05tH556EPMccVUyzY+uoN5hD7+hg8MWt5n99e/OkdBv/g8TcM0HsCRZwx3uajjz9GzImncfLL7nf/+v0vjr97/uWFKAESSlFtGhS6iiQmZx2JWdkyVqweNa4xrapK3BKgnEqlJQoKsFHOUpaX/6SlqlmBcE+XKuGbnGSnCToJTmby0pqQdSZvabCAr9JTtUI4pxN6qluBOpW4CqgoDX7LR69qIbJ+FaoZBnFVpmriExk1rGQByU4PnBK7FOipJqJKU1xc1KeE5MQoFQuMsSqjCVOYQjg58IbokpaoyIVDIoVqjGdsk6agOMQhCpCIb6SWndS1kQlVSHv5w19oNrIU+4HnXfTTSSJ18rKc4c9/IHqfURTmDwJQj5AGsprCXtAwTlryYPZrjUoCRLIZiSEWYUOKTSyzh7gtRWD9iMVbhoJKfWliBuIwQ0ZskjlbLoADlahADOYhOqRgzWotG2VOrGZLTezimfmCjyL3gf+24+TsLbfcg+yOYjW5ufI4trzJN01mzqQYr2zm7McaXOCHRvggFv6KBTrv0QMgFKNvcrPaW+hmGTEkp2JKqR3B9GfLpeTsm5P83IzAcrmrkU2dSbllPy7HEajR7ZErmZqL4pHO8HgsM8djT73cp5OlTdScAJ0c+gAIU5nu73/+s+lNaWrTHf0vexaLKU6jVz3p5Ut+3Ctk/wYko/ZV86cz3VD6HDmvB9kPqkoF6iCdSr6rYkZI3+LinoqIp2z1aVPeEpQZJ3WmIpk1SKTqlgTJ5UMSqkmsVDyXtfKURjJV605pAuQVdWhBN+VVT4nKoFopVcdgETaF3pqUAMm6qjL/3QqMrwLrG8HaJTEKKlVZVGycymhZWd3RVlTkK6ysFEUn/mpVniqWG5XowUFpUYGAtO2ybqtC3aaxUsRqLJNo9cEwtfVKETSrWXsl2bCyqozDitafGjhXLp2ikUtVn/koOVWrTrVDAPsQjbIKP6Y2T2EMO2p+wKKwiSU0qUZF6WWECdLrvje73k2KGIgpAwScwXa/+YgZGIAQ0NUovu2tL4e4K1+qSlXB3i1lTp4ABD/0DTSY0dsicNE3at6vqtp9MHzZqzUJiZd+IMaRfdtL3wOzl8VbdfGL54uwps44vJ08L0x5qlWf7tRGNZ4phtaHox9/l8cx7h+JDQlj582P/75PrV92nUwvGutYyeOdsk4QdcDiChaEEozSl8hkLA+CtVxPgutyf1TACnYJgU+sILYAScW3llBXuaITnSOlrsaGuVjsYqtlITVC5FJwtsGiVZ47GNgr1nmOQNwgE5eEJ9peVlRlxeOuMihGGj6Rz6Ky827FRCUtHldMqXo0HvuI19yqC1TmajWhrORXvybrWoOlNKTiOikusrbMmRquAX+Y6S6mFq9kdhYOBXlJpGI1ySrerpStStQWh8/G53NPJgmQNut6Mh6AOAMVKGZlEhc4yg0G8fwwJsxyI4WYZkiEDQgwtaXEg5iVSMQPSOGvZR/SvS8137MdvN0opw+pkf/sQTxpEAHv/Mtl8AxMBEZhD5UgFGOLJOq6L74gcp874BwHOFON/Ezu+fjKJa9xTauc8hRjt6g93bGMc7w9lcecyi+HKrX3bfPuflfc9SN5ViseVRSjO8Efr/LPq/3iIhJxjmROkprheMfmNolbVSTt1eF45jOlKdRJYjUGydzAa/GVsn9VEtUdq6Sr84qG4xqzB3mNRE4dC1cNLHWuWPuosjcXiTDMLBed2GgSYtqNZnQ1sgTVpWwtUFgCVK2w07yqFq6J8nR+O99xC3fN2zZPf8KSnMtFrT1RqY3CvWPcZzjoKMZ10pFaU6fkvK6uO7a6RmWfjpm84HUneMX5I7n/snkPnvKKUuf4+Zp630FzaeuP4r6XMpQXye+j6GIGF6kEgBnQghasYAwckIG9A5y8kPee3z22uIdV7OAkc1gTd/lLYKAQgQYwAQqyOU3fJM7gEQudwSn98IOJzsN86vmILPhm7gARcOXaB+kYMKeGasqUL+kUEOZ4pAGFqnyKzN/GZwK3zdqO7HuQLAENzPkIMPegr8lMTgJhzAK/g4+KCFOIi7jIbI+8KreiK0lgbUzgatPc6ktAK+82yEnerlbKSPSOywfzLFjUZdbYJAcND4tesLIET/FGbVqSME9EDYwUr+0260y+iIgCzVUaj45aZY4QK9g2K9esJdTaSoUK/43UkuVTTsULD6u1ojDsnsWI+M6yXuiFrgW1as1PwM65JK1P5gj1tGgLz3CLZGiApCi3hiTZCpCULino0o//OKnaQtBDOlADMSkLNMkTb47bQCncXE7I0g0TKYnoyo3gAMYW5IBoKkEQaFEQzCAkaPFogGbndK9Dou3foq++fpFgOmwUMQo44gk1UuM0nsNwjEP81C0ThRH9epEYfZEEh65CXDHneo4FvTEFN3CQRBABL7CSag74KJHZwnEcUTED0VGnbA8E4/G6eg7awLHkLLHZ9DEfg24F7zEdV7CrBHKtKIVcfs1K2MTPAK1LyM4H1wytJsiFCgiM2CTQiEXMzP9utyqytPJKV3RIs8Jo0yLI1Byt8Y7E7TLSsVIosiIvuSqyslzttVwPJANP2O7sTGCL7zJFgQQr9hhPTdhuJLco72zI0yhlWXpLBs9o1ZgStzovEBcohDBr8agOKSuI7cBl0cSl00ySItNuWtrw1yqLulTQA+PRBKNq94xxEkXxp96xQIZPHhUkvSQm+eSyu5pvFQUwFVEMG4siFnRBDqagmELiJGwACWypwDyR/EqME6tRGkUsxBLqmhTiFEhAOAYjMGrDA65gHHSJ2foR+iRTvFDwGsuHA9kxNVWTfL6xNefxLnEMNsvSLDvR/FwTINWRAu1xHWlzNq2MMQlwNVH/ji/9ci+JsxtnjBz/sUMgi1WihA7BMCTZDIq2aPRcyOniqiYZ0hGTaA59MIgsaNIe6ybnStc6D4Qk7Q21kK4MD7n2qAfNRfQMZU38ioVYKA41SyQZ8dSi89V6Le5ETYgcLQ0j0ijbZDxjxc/MCk5I0ouiUFgwiCmba/YQ7wjTaBC15U9YDdeiLlcGDUA/hQoFL7kKCEm4TiaNrVlKBTW5ERX5cdo+LgM3EcgkcD+wTdtec0IUBgYa5hSfLC2DkeOysfwABj4cJ2k6RhSOtMHWEkhbMacu8cR2bvkM8DI0RhdsIZea5nd2J8j8L+NyL0y5y+iyEV5wczlvE03vcQCF/9MfvTSozvH2fJRFHVA1y1E2zbFF6RTJhnFK1fTkim4fA/VFm/Sm0nTmhmLpBhKG5CRUHtLpuK5CF++EYlDqqhDNhGRX3hCGJO1Bw8jNQjLukkivblKHCC+PfOXR9DPQCvSPsuUoA/Ep4e4kJ3SxLstRfUg/ESvWJMvvDo9CqdCtSi/MPrUlP9Uln8i1GFVDwZIIzUVMxE7s4E5adYuv6hNNVAjPUKgqwRKP6si4zspbNUgNK5Q+KXVdiJAPyVJPe1Pa0LJPUXBGrxFQ2TIE4/Id8cMyAAEU7RJfJzNIo9EY1bIXey8hquNkInM31U9K5ZVh2zIvg89d43Fu+g8Dg/80+m6uUAdWYhGsXtv0Yw9wAf90ZGvTX2VONs805ErWMdOUXT32TIHuZXPU50zz5UB2OI0zZzcWY9VUOb+Rq5guCpmIzbzs9LYoit6IIP3oJDVNRLlT2KCODtVMVurOQw2IU1pIzzCryw5vQbvS1zatUpUyCXHouYxQunIQ09DQzfSoRJlLDGMFEaWWOldrXM5sELksCz30VbIEVJloa1l1ryBRJ3Wy0HiLVeRMToar8NCFb31NucrqVcCEW/RzSzDFVglR81a0XXlxBDsMOGO05ho2AtfSRkFxk3xTQPAlYl4g+VYWMv1NTv+VOJvPmu7pbvilZeYGnNYvFT8QOTP/DnRVkUqFNydEgWWkYjEsY3MkiuUClhqD08bI1HdlDGZJ9npbFoBu72a36k7hdE5llnhN1npA9k2LDx5dlnP59GGZD3shcFDh93Pjd9ry9HoR1SgE8kcaUSZdqEsiFG1H6FWxdVLHdvbUUCLDdbHYZBDZhCSLNYPECj0FeD71RCg1bVPOcFzv6oBlC1YPVyN/sj09xVfRhVS60CYfN3JZddQY7eoWV1ly7VacMrfETO4uiypf+IYwzwabUiM9r1mvEM4+yO5mNVudEPCUi/VCawnjbKyc1dU8ofbkVUXelX1P8LyAN05p1l4X5hRk90QsQ2FWoV/Dlx5Hs3ODd8Gk/09KG5ONeZE0LxZBSEA2AkEZ7fiO8TiP6xg19jiP/RiP97iPz0MZA3mQDfmP89gPAiABPvP/tlF2rzhjcbYd6Zd7LRl6RCR7D9Vihyw3X3eLU/cBNblKy1h88bGUSdmKK7l3L9mMj1Nn2xiWkc5nR7Y/BMWFhOU5g/DMhMirVss5lSjqgLAmJ5e4Qi+PqFBALVWJRI1KsqjsssTq/EwhywiHWHhXe7KHrMXW/iRanNnV1Kpy/dZB8UQPmeuBnZmJSBTyWlWK7MxwE5EPEZJtiyTSRAVDUXJWRwvxKLQPL8UIy+xVrRDsgnkMSQhZN0VWnJZENThMILRV0GVwJRE5Lf+2L+MlH11udM/XlPeDCrJgjEXORloJlNTgdX+3c2PXYVFKMal3jZ1s/166ZrdHcAiHMAijMHDapnF6Nm76pgvDNH56p3Vap3O6qAkDqIE6qIOaGc/jNGbjqXkaqn26NKCAEsLGkiRZYVmxxcCUkKx3lMHafdO3lXHKezFZi1F5dGO2fNFaZdEXpb8Yrsv0LMX6feX3rtuXUFd5ydz3fpMif7sIrP53O53uPnOwDdnqr8Sya7HT6zYoJnHwEU+NVx44bffkBv3EtoyFWqNyWsu5sWM4JQdYKmVVsxlbtDz1jWgybMO2ziyNjNozWB1SW8QOriiY8Y5tTgbliOiMiJv/VZtHePOEW1Jk1fKsTu1e0ImFi/PO1kKpk1yCORGNG4e3xbA5q/ZIt5OeVGSjF/iy+JMXEy4lBh/S2qjUK9viuknTL+dOmkilcXa5+kcrVqo0+ibmGDWcehkHman5e7+buo6PmhkB3L/zu8CROsCbWjWc+qh/ur8H3MEVOQEih+diV2NjmRtDEI5Nmaw5nGXrOqw3fE/rdHxDnJLB+8Y+PJVB+auTs7zXF6vlscMvujh39ooj+ZT9upb9ozlzGdU4SDpvmdMcOz2dbp0Z2mn7iAw76yqH7axgm4QsRbc8b4dISG9fjfSuGdUsqAcjtbd9C8+kS0o2a0B9vESZGVQe/zryslKZ09BuD3hKGo8KrbzK8e5Yv8qdz7mvOC+0CNe5u5mMBJqbGXfU7JlRxpUPi7mLVMtXbw2OQlgS3dFm3XvGi1E39zq7ORpFUKnEQfNeQtqtV9oAM/04R/EXXRoTP/Cksed3xkEX4gEwMeqiVmp3L2p3L2dplgYwbynX7yXXOeaWej3WAfNedB3Xdz2ikD3WX/3VYT3X4wHXpemibOZ4QmrkKpkSp7ffYLxFQTzFu13GVc58cc7SSfzStXrE2zTSPbZ+Od3EVdxJ/bTbTxavt7re6dvcadQ1c/yvTbSrNOjWHDU8HfudLxSGF5twuTLga0juOvWYEThVv9Vx6f/kr7DcVe9kuFVSyvm3nU0NXALRWDb7sV6NhZ0rs7zVbx8bj4555JGctHxS4x9IsyFR4C8ruqg78/pQC59l86gV5PUkWqLyz1USXYMrWw3bPo+2QEO0tgx+tCeVSw6okTB9HkPdTOXbu3H8fDuWfQ1m3GZWjWnW3UUzUPkjYeN7YdHeojEko9yYvfUvNKe4/6r40kt2Z9V7xt0a3PXew+Xd20W5xT05lLn+3f/+26e+dN8X1L9elTexUPd+7mn8wiWfXsPdfgXEBXMZVSwIuqEuibJT1e6KoR3tII0WrLSzydVshf2cuHUI0Zxwb3WS1Q7bQSs10V2vt+B84kWo0qD/lm7rUJfrmVYNzyQ9P4XF1dDf/CVvNfGgPIbKaFOM1aFvH6LPBSMXiA/5udVE6A+n61phj/opLVMom7Kf3IU3DRHLhYEpr4p0KNnUfQJNDOUqHSDrO71ndqccH2dTlrvfuEqfDSDi9RtIUKBAggj7GVTIcOBBhgsfLnQIsWHFiAUzYtx4ESFGjQk9UgRZMWRDiSc7ThzJUmTGhBw/moTZ0WVJkzFBysw5M6dPlUB/Cg1KdKjRokiPPpzJtKnTp1CjSp2qdCrVpFYpDs1a9WfWr2B1IpXKMSxTnla9OkWpVivWrm/jol3Jkq5Fu2xpujW7Vq7fsnzB+nx36h0/wobf/3nC9w5x48KFD/PDd/gxvsiMJVNuTPmU5HfwPHtuTLo049KIIadO7Ak06dOpL5MubLlx68W3CeNrfWpz6cmVRcMjzQ9y8eKEjwsXXTzzqdCrCzNWTX314sOt350OHby78dGHYWt/bXq2+ceGN9/erTj9+sqsHcsW33j4Z/uuP0sezb26aML9JScccYmNl5xh4PGX4HEFouaccsX1ByFz3x14oHKnjYZYZ4dxh+B+HtZH3mSNYdfeYtTJxhl8wC244IcNfkaYJxZBBVdIS/nV0k19rQRXW08BFhVdP9ZkF041BfkSTTm65aNeSTpZI5RNLrmjlUhemdaUPAI1Uo5g3v90UJhK7pVkXlUiCSRJUwrZU1NpihVnYHTWaeedXP2lZ5F87vlVn272iNVVR+HpJ6Bj5bmmnH7CGZeSc5HFpaGUSioSSpdi+WSmOyIqU6WQHvqoU65hRlt7k7WmWXWqJuZfe6eqxpli7OF2Yq2badahbujldl1iJmKnnoGzxvgdcsbB9l+D2sFHbLHIlQhsfPpNK2Osys3W3YrjqebrieDmliq1q6F2XoawEseeibm96u6Gjkkro28EGlgYiojlhp52tKkIL78CRrgseeY6SGBm04UnXYkaPofgefKdmu/EvKVr7q6fVYxvvxLDy7GAqWHH6KeK3jVpmV0uOmdgW6n/mSiWLGcaqJSAoSnzWWymeSSjdZ1p8pM1j/yymWziyCSnNhWtFplUujwzzngVfXTQO3nptKieYq111lWB6vXXbxZaacuEDj3k1mDTeWOoO8f8tKBv20Q22lyLSvTPTTMd9d121i122lOrhNhkkbUHsGWFfzbd4NaOF2x82RUs+buP05dibfF+q/Fp4XHrXWWdAfjfcxROWF+KsuoGmWy9rS6sszAeeBmyuhJcrIGn+dubZRnXSiu76YmI774G4ofxtPbl6mJso2fLXIyuregZhzAyCGGB9H1Y+nIT0m4cv/tFC+C+1isYfmKZEQu6sO1GJ6281Q/IoIedazbjyUav/520jm3iLxbNWrNRlAQ4kazBLGz+M5qWqhQ0uQ3wbZjKEsxWFkHB8IhkVEOamT7Vtrz9D28rG1XOAhdC/FFwgIBLoQq/5je6ubBrW2ohAQclqb/17YUB/JPZAFgkR9kQgQ2c4QqHGKYKiulonTLZzfo0xCXisIMhcZUUGdOqVh2GVYkZTutUZzHWwQZX6/HVuvIzrY+FMT29e9xizIUwkFEoZKVZ1nB+IznxQKdau/oVHoEVK9GJz2EWkqK3bqU5cKlxM6m7XcfuFa9g+e5dW3wV8TaDn/eRZo6xqRgj+0g8Tppne8jJXXlG+RoWPSY4v2nYfjjjyYVViEKz69h2rP8lm43Fa2Gd/CSyDkQjHiZwhnnJ093Qsj9DzU1oJKMU0KzmxCB+JJlL2hQCgahEqy3Tlz3TXzH5pqn8bTNqkfrmAYkJTAfGaWk+g+AT19nCduqpifDkCwxBtSi2EaVkiIpnDUVoT2Myc59xi+bQ3ElQGu4tZVILpkBLGEN2ojCFRmFc4SL3MczsCj2Jm1aJxsg+yd3uk8xzD7NA2srTnLFi8MGktOZIOhI97I0UktDAVlcdjIb0VHo0TYROeUrp6OeLBvuoK82jmUKO61fSqtjh4AecxuGRQxzyD7ICxB/ohed880uQfVoaPTZ2D5TbE9DseCqwbqGSejstn4xGCh//W7WPpqbEmMOup9auVtITNAohE6HkyyBy84PuBGhDZXjAwG1JS96UZjYf+NCevSlpJ0SsYG1GQpJg8INSe+wRpQlNZHZJoE5EmQKh9ll9mva0PnRoQQM7WBfCbYepPabaVPtOHR6zbrGFbWUVKyjUgq2I3TQib4ebQ3iutrFMSY+pSPMrK7ovp68aXrmYS8jq5rSpVzSPW3M1rNcZLnveC1gknbUs+LTxWSMCj1PVazzWoOtY2HrMHENHna/at7tjTB1QF0mrhamRi/5hHYBvSUfFsfW5AlbN4haHOf5yb2CkLBhs6sdTf8Vurq2EWOuas5xA3q52trkpxBr83l3u/66X95TnZi04zIcyNCw//OHYQFhaGNqsswrVqwl9BsANCm2x8xwtZvk6TQYiNJzjTHJnSVvAzHq2xylOLG2PS+V1+vbKTNbtneqZW3KezYBYvppse4snL5dzyeaM8pTXXDW99a/FcC4tjNn8S3q+RaLuzWVvqoVR7l4Ue8Ch5HgIYBoCeOZaA55o8FBTnemgK8RnTF/6DHQtBp1OvLS5IhhvmWAVJXg1VEQeaiwNyPKSEb0eTV0f8WNUWqmKc7B6dHvvI2o8ahV13oNOrhZ9vP96t4q/kzDD7NvSYnOYdgnT3mxYOmy0YriSB+6N5hIcrVnHj34vMuVW89plfibRxv9IlHJfG1W2srFWssjtC7oB60E3qVOyZIpsnbut0MpiU9zeRNkyI4hjGuIstOqWIDVfHOaCs5DOVc5na3FrTzPT+591Sjj/8Pkyhg9czRfnbWoNPmOkAffbwQ15D+MpcYITRIrZDbF3s7u6V7PcOgLKQgjCgAIHoCAMiggDzW1Oc5zrHAUo6IGhnarcboWrccA2ke2aB9/UzBdki3YVi1QKolpXL4vx6fN3oAM+njIsOhPqj9in1dxS/YtYu9NuI1H16Ui6D3XdmvCuN1oaTdby7Y/W3WzE8+Bs4S7CBTOlhXC50wsNtcG6hEyA6EWftb78crw6V6xiKWDF8EzF12T/8ZEnZXKKt0XGdr6xmBMl+iPl+MtZ5nc6d7vQiWsW4oWF8uXHncTRGhmKo2/yOVOcwSWXHOHA3yvHsRzkGXM59+lOPbmHX9tybxn2DZdzu//5+9/H+aDYf7P0F05b48oFMVp0TXb0Xjhoq2aPJn0HD+yQhPYTgRPtj3/74T//JMChD5RAnPseVywvZpiKviN4UYd1AeM4r9QYMYAFUnABJEBoo0NS00VT8OJyGkUcqtRTImI/tmMukNdHGRMuw9IqG6VUY0Vre9RexrM89XUs6uJ4wDIsw5F0waYv2XNJYEVs0NE8pxRVGXJW5bNVWOU4qKEx1aV433M8QKg9LVJ1/3GFIL10e80ncqPycTczbiN3WJOFQ9uUfAFXQsRlhfYmQbunQbaHedbUbbKXb9PUhTQGZFLmcGgYcEI2esxXhxAVfHgIeq9lcdGHZsgXUBZUfVq2hxgHZhkHfaxnRBtnh8/nceFGhZCYiIP4W3QGFignH1UkaFj0GZF0d5zRA4cQf5zwfvL3fqSYBO8HByhACRyFRrn0LdXSXMPCaGLFdBzmYaZWH/zAD55AAUGACAYQAM6yhETHHbu</text:p>
      <text:p text:style-name="Standard">mdG/nR9iSMNshVTc4V66YiSwnSnFEHvfiLzEIgXAHSSPGZ/RyjVjkdv9HYAYYdhAGeEBlSSzFbBbYHaGTSyRmi7CGai7VOf/iSI4alnirwYtVaBZtFjMtZmRecyN6aHyzB4bOFGWnt08X54b1doYIyYVfgog6w0zkhE7itEDz5ln9Fin/6Ht5GJKCeHyMqELFp0z+9nB+eIjaxHEtWU43BIh/KEBg2Ewi6VoIdX3al32d94bd10Q/gmfjome0pH97RCuNsQkq0AMi0ANOyZRPGZVN2QM80AMwoAbvxTpFFT18V3n4KC6bMWmMp1HPwzCxpBi8mICIwIAE0D5ax0U2JStp1TilYYyDFy18hl7K4j6IdxgEYAI7cAEl8B6GRGkWYz1/GZglsIvHiHWx6AnwEAMYcAgBoEV3d41NSGGx6F6OBGwdg17/5khszpOD2+J3gzdsoJFt6kV3EyNtIGiLRJdWXHUcaCWEJHIK3DaTZgZcXSMG/bAHDEEAItAHKBAANyAzSIAGQLeczFmcN+CbVxh6DrWFf3UV61YSbjY377ZjZAhac0aSl+eHuId7iyUlbsiRG2lYckhkPlmS7omSI3mTcKiSdpOFK2mTMul58vmdKYmeJHmSPqlxpPWeN+SIBjpCBxqR9zmQlRgWpYJI1DUunChgzvUqQBV+8JBSGQoPBMAPauAg81NGeidGP/VqmTgrg7RJ4HJ+9sJ1sIMP+EBoBdIvIWpre0Q4n+R/pnmBXwdXN/iCaYQqybEAO3AEElAC1Wh0/24pRehBpEaKpHgXYLTxAAjQASMQAJ4wL+SVLikaUo4GjxsCImD1d2zkUYLXMLPCICU4jhVFO4AWVPVCUl65SI+mOrukKk8okVlWnUMiBgKhCZognChAnM7ppyaRnM3ZnMYpBprgj1YGOPt2QeRWemvYeR2UkP/Yj5QKnvjpKKz3qU+mfQ40h31YiLy3eiAZn6q6n+RJoAxakDE5iZ3ak3zokq6Heq16ZukZqp6akqsqcTqZnR6UZvwJrEC5J0LZHgzGRdWyOIWRPB1SOvGCagWTpX0kl+SiSBG4d5BWgSwiHvsRSyxihLyYLenzR8n4lhsGI9aWphd4lmQEO89yj///dwpIEAVwcKSGFoTqwx579jv2iq/6mjiNiV2NoQYzQAHAGAC42ZrBNkt/ZrC+NoMQmnbCJpoxBUujs47K1nWOgW1YtZoV669H1z62Ujt5JFJl510rNRsoppsuJonEpAnx8AIikKgh8Jx7oQmIWgYh0AMhgAY/G7Q98AGtYKgv6U8FRZ2xh4VzIiSbylggCW/h5p2BOIke+VqL2KuRep6wSma9Sqph6KpkW6ysepP6aYi6mp8Aaoa/un2EOJ/CB7OtipFCVLYAiaB662MJGoVE1KBmgXLzIaTQxUWtEn6JpC0IwniVkR2V4SzXVVN3Jy7RqB6zyEq6wRskux7+FUf/zcEsniAGjSEGbcmLqImCCAKtFVhRYLcsYzVWzeIfMkWbJ0i4u7YANSAJRyoK6LE4YnQqKVciuJuvJcC7yegu+DADCHAEwagu78NImpQvbadhdapeXxUgHlWDhvm8qGSD7vhH1VtimUYvoEMw56V/kstfDWZihsNtC3o1fEpAmvAAJoABQNcHJVC/hUoTsYCoJfABjBoL/SAGtrAP+yAGCGy2tSqdtKdwovdvu+pkUPbAm+eQ/Rm3CbQUDneRp5qRESyzFnmqHyl9b1vCaIu3Jult8Cmrkpi2fmtwSYvBbgu3LEmTvnq2xxWsw9p6xOrCS3usfDI4soGM1xqvIKUf/9L6Dj0QBPQnf+3XCShABYPjOkVsPOzRf5+rVGpwCmqwi6dwCry7G55wL6Z7aPbyDljpxV6kMD2FSveSHZkWGsaRpa2BlWjpCbz7xfCAV4TDD22Jxl7cLKHxoY8xxg84OIehD67yxYz8GLRhxlv8rLpxGB/KD/f6pKigKrsoCrz4r+/AyWo8PVzcGJd8pF3syDGyi3xcGjMQAla6mITRyJ5cYFZFRrL4Xza1ge2YsRhbiwoTrX/UvWrVGUmISdFLhG6VLoS5R8AmjYbTOFT0srMas9PsJpogBpJZBsa5B/q7qFbiv4DQqDUizi9cZtPZtCiJWDwRte6GXIoYclZrW/8sjGQNuYZsSFk09rVb+3rsObYo/M+lasKC6MP1iatYq8Jug8MKjHEBOoht26nXKcEAbZ17e0R9S1z6/KprVidFF7ytkY2caB27pmCMtsdrEIqnKH/3RwVwHD2RAR7OqiIPQAFWmgGGgAFBIAkjkAEA/A5i8AIUAAJSgAidMAIuEAoaQhnFgQS+eARDbQAZcAM0LQUZkACFQaSIcKTT6qSm7BktUAN8cAETQBoiAAKIAAQkwAhtgAiSgNZZ+g7CiQVHgAiIsIAloAaQ2RgzXdMJoNaIAAcL+ASooAY22wYd0AlSIAHGuQ+FYxieAJgdIAmIfQEBkAC7mBxlLQVoLZn/HSAFiA0Egt0YM4ABRwAHuZAJcGAKf32lkHkKMdDUdC0FdvAGpYDGqDHaHXDaqG0KkgAHV1rWnaDVzDXaR8AHGdAHnf3XnXDaiLDTlv0wZ9SJ0bs6YLo7aRVVX0WmZQqa84im7UhWh4eP33Ou3OJRI4W8+5Ihj4YsFGobegq/NKy1BMADoaALNKsC9hsAs7APO5KcZVACCUDONdKTCorQK1zgI0fBYVsy9UzB2YfguzpmLyG3UtvBSRbRyqedZzjCl6rQAg24E63REv58I57hEbzABRfD9LnQtMrQZQgkH15lOtzD5cnD5rbRQHwoybpGEcM4GqgarOZqIaYCTmAH/0YeBEdu5BsQAvnwaheCok++H3stBQ6wA57t21CQAGJAv3ItCUQ91FnNBM+tGGpQ1l7eCYjA25JwCIpQ0x/QGkhQA0+6r/iA1/dKvATAycMr1qJAGWW9lm1O121NAocRA17Q2aYgBXwgBYwe1Ve01yOgCCiQ28od3AHwAlUqBXCw6Zlg1CSQpbJBADSdCWhu2p/96ZxR1nAABGVg1l7+18SLCqfQypRO1Gje3FiKDzaABWf+12zNgHjlKzNgDEeQC3Bg63R9paIe2Q4QB5ZR1plwAU9A06aQC2ieCV9e1eLTeN7amCbKmQT2meKB3c+oHKT5PYb3uePDK3XV7uCzgv/KaO7kSksfeFTkIsm0ZhvS/MK8qcJicLQ02w+aYAvdfAOiIBKa0L/KWQKA4Jt4U84Rd84YXqD+4xXRuZ1jaFnoHNDx/WMyrIY23LX5zML73M/rlp8hjrcxvp8EPbccv6AZzX1ve7UlDuFPa+AQvZG5mvIQzLcVjdFSOJ9pY312colpJ4OIe3e7krhcqRhZyg+g7BlP3yuJh2iyAtSdbQcdIO1AbQUJ4AkJCAedYAcZ0AMU0AaafqTw8edwYABp0ANosAOdfQRH4Nx4RaSJfde8G7rvgLtGGgC8yw84kLt8/qE2INRaH4y0IAJlQAKiQNy5YAAOUAJx79Q7/QHFMeX/HXAEh/CzGNDZuXABTtABkm8FaNAGR2AKVwoIiLHsgH0BVtADcs/oaXADuHkKZm7kCxgCPPD5f82AfR4DKvADqG8AZbAGyF8KYoC7ksAHne+UO7ABDkACuIQYMMADIoD2xo/8a1DbMVADmaDYW2zJ+HqlhK0CIvAJdZ8BVdn9aVyy/tdffMlp4I3Es3uOH2Xe35ocC4aahgcQ7wSewjew4LtT7womPMVP4Dt++BwKnPhQocWKDPExRNhRYcKHGx82XNiRo6eCnvrFW9nP5UuYMWWypPmypkycOVveFNPTpaZ4985gSBPghhiXLFv2Q4IGRYkPmjTZ1FkVZ02sO7Vm/+Vq1etXqkq3ju1aluxStGatigUb82bOrknDapXLlmrds2rbms1ale9aunP/yoVplzDatnj/xhWcdqziwDPzTl5M2XJlzJc1Z+YcOfFn0KFFf+48eq9m0JVPd9Zr2vVX1qEHm2aceLbfxrU3747dm/djz2LfHh7u2K5wxF59L389mjnWjg4JOvQ08iDHiA4zRoeIrzpKjg/5NUxYnbwnT/yqj1ff3XrDd/AgQvT0gEIHRHyKkPDUk4AnJGo4YoQ0PkCloBfuk8SFOPjhB4kojuBDgThOSUgNE9pAJJMRMkjAQiR2OEKCElChqKAQESHRwVMWqIGPCyaYTwQQ4Ojkgv8SRGlIFDHsqwJGEuCB5xQ1aMxEggkSsq8DKaQAggQ1CDglBixyaXKEABJAaUlJnryQkSDgOKSEPfghQBQTsICDRIT4sQEERDoxIMvqCLABC0SwBMRCAlIkUQ1R3hFlSSkYVOOdMwlABZCKqutIjQVE/DNQBwmgIAhEnqyPgipGcOGGK9TAZwYMBgxAFEoHukigg+bTTrz55ItovXdQos46g0CyiFXxyGPP11OGHE9Y8hAass2BtCs22Y8oChYi+NiTCD752uQoWIZ+1Tbb+Fx1VaJa5/tO3INofTUjlXKzTLLCfjMsuZb2UAEDFAIIJZa7NIkFBqdKAESMdOOJZw//MabyrTnJnpusXYTBQg6w2mJrVzeG4b2rMYttQ2014CDuGC/S5oKMuN2aK+5idnWiuGGWW3b55YTdlVlhmtcNuea+OFbNYZtZxnnms0QrzWOJY94ZN73ehStjmJtu+DjHJkY5MKgfVjdnp5EGemiWu0tIuodsDffVa2sFF2yQCjpX1V0tKuhtt8vrdiKQNFpSxRI8aWhYEYLoMg4CJtrDRRUngIcAMCW5gD/5EiKAxk46/PCdSNcsQQ2HZI10xBLma6EGSQqZINB3aERECg91JcBFU3B0UCBPZrgPywT4uZucHAUlYMlOCtXyoDtziWSCAxeIcM5Dv06QSRc+EIhG/zg8TcCi5T31wLzN/3xoSSxRIb0j7wxyaKEApfjzTIXgIbUD2hfQAxEc95FuhhDYD0AMZm8d1zyTwi1bV4KwjT3QOhd5iPWrVbVqVW1bVbXmgyyPCERYH1HWdUZyQVXBRyGvOhGv3Oa1/mkkPB6xILQuSBCNrEclSoMN1ZjGs7fkTCj0MgpSHkYAp6BAhyjoQx9KkAVR9CNdztmaZ5wWwyLuDDmtiZlsXhg047jwXUv8jc4WprKeGU1qSnTLVabWQuZsUV2QOdnVknjGn6URjUbMWhuPWLKsZSY1GyNaEd3omqJpjIlC+xgYoYgbMn5MjYNcY86KQ8WKHVJkFyujF/8Jucc7FnIl3Pma2dgmkul4K4Nz859J9KYCBwThEHYgZSlNeUo7bCAE+TihuLolEN49SQ3HescMEHCEOaEKIg7hXgDwQQAE2A8QtELPDCIkuYRAyHKoKA+KBMQmUfADB6CLEbRMpz2woSEIvhOVrvrGBxdcb3lwYJB0RFEkTLHJfy7i3Jlo9DdKncIT8aBSl0jwPDixSTqneEDfMqEpgZRvUhDhXjjlVqvvOMpXlJPU5UgnisDdqXVPmF2WxNBNW9rPUQgRyQIPIitwqY2T1AEXrdJ2UvAx8CLbYim2tmWtNi1EVtgaCd2cpayZKouDxcpWT39FLIp4S1beEtu4IlL/SbGtbSABq2IXxShHp0rmHvOq11EY2ZQdZlWHRjEjJF/zyOSwEGZWq6NhuHbFlLGwaogRqx+9isWVwZWNT8QiyIBDxdvg0WJqLWsk/fpXN4JVsJLEmhV/pkc6uvWPCBvswZwIVa3lsYuQXVrSOAZYzGpMaoex61o568KnzjWSjRXta+aTyQCOTbVo4+h6wBUepfJjDUHgBBE4kQTc5la3uTVFEhCBAkpEy4TXGQ8+uOSCBKjBQghxH/xIQIrMEYl7HnLRkTrnOIgianYeCpSLzNe5oPIjUt9Fn4tgNDqBvAl+ExjPQ+hnP8x5pyBFqpGmpvsBhhzKdIsjRUregYRb/5IIFfYJQoc+UKaHEGCacIiRKODxJgbfUzqeEMU7n9Te7JXoIejMhBQcwJ+OYg5WIwnRMsXDy9ltAAQLigP+LMTPW2IJf0kN1/5C2MlrlRBZExygToEF1F0pcIFtq0hEIKgrAuYPgBcsSbOeFVQHVsSDYbvx/3RMQYNsEoXhqhURkdhW5UgxMDOs1yz20UVNPO4Oa74DGvqQVa7ysWZ3/DJhQZtYjCE2slGDYhnrfFa55lWLXmXM0Mzqxc/29ayGvOtiQ0taSNuZkJmltJfx/DLKwjCLim5qpcMMaMUWVs6lDXQf05rFSKcajoq0K8mg1uoochqsmR0kR8F2K7ZxtP+SQ92kdjDJUY72YAO33W2xd4uIPlDh1woZV1AJ5aFDHeRzcJBEJuCQCWzDIReZ2LbkXKQ4GW1ySXzIAH7/29ADoSSgDfVcDRgsI4dAz0vQit0tTbGhTOD72tvuhJe45KGJFORN9iSdRNYngVMtidpSyEUnrN2JDdkoRvqF05MCtVF5k4A6JcamQyzVAUlIQgo4Uu5y0dPa+RjPcofaqEAWMAQ+XBtJAUfIe2XcyimH94EjLakrmxzBEeb8pi41ILCGxdP2apBay9oI3dRGkh4vfafF7WnTiT7ADY70W7eaFZdVS6uhjm88K+z0Zx1bMS/uwQQ0tCoS94EUuKfZBvT/ekoCgAJHn0k6rH8l66czRtm39h3tfQSzrG9m6j3zNWQja3QgRW3plEXekaT2dOUt73i9q/rshl0jYo8WakfTJvNAG/XnKyuz05t+8nEpPKwvb3nP7r3vSNys7BE/2tE/vmu3jmBRz3ZjGqPQ11wvLgEUgg/ko3Ajyw9gal3bcmiJ5L7liTec4nR9iOc736hLwMAXd3GLTHdyldNed8RbAykYoHPRnGbo0HuKjMNqc52w0YbiVP8NLc529+E+QwgS/685BTAIsBxZH36zP/pLwHdTA08wHS8hnepQL4tzuShYprT5JUYAASk4nfRjggSolkpqrQDhnEMxIXjQm76J/57UIRtbwqVTQZbo+ikRQrn/YbKo0ylwOSCjSwghU6m2CakHUjqMULqZwiCgO6Hx0aSdaxu5ybEZXDJWaa9m0bL+UQ/Io7w6wryVmCoaMrOoIoxYkApdoKoaOjyFobMomrU0RKtAuqxSs5pC2ysxA7XJ2rQ6FLTQwjxGQ7Soar0zzLM4jKvcG0TN07vXO8TVs0OXyTTQE8TUIz1EvMNL8ztH5Lw5eqtE1I1C3MQrYrXgWCRX68MXKkRakzRK6hZ1O8JK8rVewzkBgkKV0qCNAgkEOhvj4r/UEY8WwAIYKQEeeAIeWANhHMY1YAU18D7+oLJbZJJyawhlEjCsCxHOgf8W86qm6oODCUQhUsElVyBGb1yDLACEd3i2yTEyCyOB8HgvEuGn7QrGbxTGG6CCaDpH8FMIGuGDJ4EdgbqcJAQJxGmDI0AEFawd9ViIiogUSYBGkHAUJCiVTLiRezIJfjIGU8GfTSIybymyjAyXxsEgkSgJXenBDdrBltJBmCIJGCQP4nrFmWrJJDMynjIWn1qoKNvItSEm7iCm31sbeUI9s/PJwdMJMjOKIKozMNyDGHCKMrgXPaSrxzLEL4qjqPSYNxSk0COZpREjPnzKSpTERqpKxeOZNmw8RXxKyQtKr4xEtaw8TmzLsky8zuM8TMzEq7Q0t9Q9SnzLripLOkz/y650vbUsxdqLPcKsw5/ESzSMtDY6rdeisq7ztRkEO2t5FZSoDvkwyGghiXERQo40oZHsn+l7B+WinBpoHfaSsonQpWmLkWUZjxmgSGQize8qwWrJsHYDt4uLv1fJKCzZm/lIFFQJFPHzv3d4k39Cx9PKKIQblO2ano2EnVqBMC/RKQckgUDBhwwzEUd5nYKAhxjYgQ5Yk1OZCEf5jme8nA4axx/wmw5gnwy4gT0YifW5OfMjIJ76tWZ6wovIzBh8SfuUQSkMMgFloIoAwfFJmyRruujLNVjkFp0LKgX6NfDQtSrbT5ECNlXEJJGwQj4CTM/bS5aQF7YLosF7GKwq/wMSmApN+8M2+jOoxKuemUtQpMtQNMq0bMq/nEQQpatA7ERAEkXD+zxGG9Lbu0tCPNIwCsxD7Mu8U728lFG/LLvAZFKwdMon5crbe8SIQVIuLRpP/NK9gzVEGrRBLMVHsrWcNMItU6r+CQketIiE2AQV6AEe6AE6tdM6vdNfhAH4sCCQoCUOWkbUwa/l+q8ImZS90aCLgBAXVK72sBD3kZBmPAUAMxV5qhWH2EXrOhNpAh3R6Y6MCxSQEL/kEY/vEdRcNMcVy0aEeACKXMfSAQH9iIMsOxuwqc565If9Qk5DXblDYQ8zARSEaEj3/JBHPQjsbChhfbFTsAENuYA7kP+UAChBgZjPU1GD0UyprDsXcNG5zPE6lGJQbRU6AC26kmSIY1E6H6upV9Sp+MhMXrtPpFsoDrJJW+S6jiiq7nCttZkw1FsrUAMzpOgHTbCFoagqG4qXWIiHgomHt3PYlzhYo7g7PPyq0UPLN0o0sazS4Qi8qbQ9sWo9MkXMRzPDIt1Yy6I9NhS9KaqrqlRSmMU9I51ZK41SFm3EutTSnMVSmhXZHf3KknVSKaXLHMXCmM3YRSrMwTRMkPU0Vbuj02JM2Cmp3ysbyySX9TC6WhG2JCA2Y7utIwgBMfCvAoLOnhrH5vwaT4CHcXMADzC+XVou9fCEj+MDB4iD9UCxKjD/hRGAgtrZFAlpnnNiQIVbzu56kQZDCGSspFMQhTfphOEpVIpAj/R4h+XxneVKiIyjxVM4uPt5hxhwN4SDncrVm68JFOlMxvZqwFW1zloxnhF5QYQ4BX1gJvKEhx8o1lwLF0ZdToH41RacE0BIwe8bu9c0lT2Z23WtwSa8sZfkzyTLKZJEUB/8oBELQpvqFbrJjiX7udRC1yjcOQcCSRqs0BHqU3GlQuwYosUz2kd0PBUd2H5Quy60CfldibeDCaDAIRQoA3/BlyvdvDeC0UlbQ9WA0o8dSwKeUS0cWo4NUivt0TgEjFN7YCGdQwNmmp7tUg6u2KMFLCplLB2Fy6LF/9ERjkRGDOCahctL3NmRNaINdksxndExDcVEghdSxKzGOkWSEtevscWL9MGG8IQeCAJj0y3bCtuxzaCOKtAoRFVzeyAqiZ7mOROGiAEMyBILUS8DI4CSe6c8ATjRXM+VK4h+AgFrI5Fo4ofVZC98yhTX9Udg6oBMWJyesxQUrRXxUyh8MM55c5TjXREC+DgGuxzTjRJG+DC4DVUug4fqHNVgMjCAqSUKSIMboMUZ8AL3HCYqcRKNqxXe9BCAgSgC6xIDMaYBeU/zOC7nCdetq08jm5uqZZUG9dPqfbqWKlcEQjqDnJbiGggQdJacet6pu5ak6zFOkiBYXuZUNCqzIf8pbv3WnuQagL20ttoD+w0KiW07gu2HgvHmsBCDpNyqG1BRD7ZLO8PYphG807DgpfBYjT1MHm3hc27gFa1LMFtgF63RFabKL/xnMv1ggca0Di7oFIZgAUbofj7o0jPolSVhF7Yjoo1ohpbEgQZhplXapM1opjXTI/WrqO1I6MRX1pIbX9uf8ElFfFiFEAgDB9gBBwgDl5bpmI5pFFABKYkVVxG+5kXbYuUWts3d/CCQABCBEABIAyOSj8sPCciAHqAAgDQAO/hp7/i2PEkDK0ADERmBI0jIEuDUz3E/Ud3cqO1jPDkdBwiANdDqDgCSiLhcD4nPjjhHj+hcDOgAhAP/mCkRkNO5gBDoAacIgiNosPGQQHSMp+IEgX5z3U3BDwNIgx54CptL6zWggA2g4+9LEEyZk7FlR8eG7KfgByppJ1F5ExL8XTSQ1RFwACvAgBJIgLFNOvzsH/4x5nd1Vx4TrqPb7WWxXmRVKSDc3ktKspTUMVcWPlhJwu2w2irDz6fblQatUA7VM/e16IXxhH1oih7a7qzqoXophYG1hRhoMytYsxDAgDLQoTI4Cj88o8T8WYnWZ7Qq4VEkyx59YfkmWfyGaP3OQx9toQre7wt2UfnW2Rh2aMW8aI8W2ibVSwPP0okOYUSs6Ag3GQh/cJ+dxAPnxBnu8E/08I7l4AXP/zw0/e</text:p>
      <text:p text:style-name="Standard">FZ9NOdpOUI6kEppA4LAY8h8Q70QD71vd6gIgi4nhy2IYAxYJJcgAMpgDhEUBEmGCbvQAJNHvIh54PIyYA+YMYPwDjF7oRt4wM+MAAU2IFc0J5TaONfxdWcbNY2sBGI0zYr9xQDaezYrA76gmO9mR8K4JzM8YRODvJOKHMgtziKO862AXPmqgFECMjoCYCMggNBF3KSY84gkJMAKM8RhAOBxJIZGIJU/gAGZE6Qm0AAiYLwRAS+9ZBqyQ6b3Lm18d799EiNqN7bvrrp3eVjBmb7ZFdgu0Ff9k9rwaRjzsFv8dYU573KRMV9fWWyITvTq2Y8bCuxgIEf0Cpmr/+XDxjYBzjYZg+Af/GJeqbndE5ggo5nP6rwEMdLdpbn9pbLCx/Le4bnrNyYPSx3TTtLbadvBY93b0fwgsb2wyJ3+qZwkz3wfadoSBRwLNR3c5d3qVxag9/og+f29yYtwIpasJnaWxmqyCSqGjObELyIapGIlEA+BdVtaEnXo5vc4fSWAMJiHz+dQ3hP9JEI9EgTkDsdIHiC6vGQ7VQDkw/IkXuC71w5gWi/iZOFWLWnX+0oC0kQDak/A3CAJ8BW5Xq2KEYIXF3IFlSnWjmFf9zA3jkCB/CXi9NVxZ5O6niw1iVP0BWRIccRpLyUDTwdO3hPUkgIUejkC/O1GNCDDoD/uAuwAk45L0qpjgCRBMkxDwDDjyvX4toOIQ01D1yHXlpH5nMNUFUPCYwQD5na3WGB9QB9UyjE9YOo16OqUMVn3iNToOOe7elg37z00D1rYJawBaxqdjizqn6wBRNg9r/+F3DOZ/cOrAxWI34u9uqeqwnuMzmcDQaf93nPcOJfdwAH0qBNLCIlcA2m9w0XcYL3Kwm32OPH8OCfM4HO/qbU/uAPf3yv7+p/2g9PfzB9NQxmeIyGNEqiWh9+TpOI0KCSSSmEjx++8VZCsiQEiHfvPOF7d+rUAzVq9ngSeMohPwJq8MnD5+mUwlOi+IkyyA8jPgKiOn58p+YBhQ5HoCTg/zeQHz9PYsQQMKiw4DuRpAx2lNjx5TuYAw0GLcoPHsZTDY96+vlQYUalRIPCFHXKJdE9Uh0GxYfvIMg9GUuaPPrVIU6BMDkSLahmqlelojzRFdhxrstTe/ZsjNn27LuQIx8+NHoKH8y6V21ubKgUq8vI7+AZLRpYctrCU9tuJixQYNrPQa+S/mi6NGqkBlUv9jj6I87WhU2/ro1UskfPp1RXjowYtOTgXQUSdNlw6VDjvScXVdov3vPo0KdH72f9evXr1LdLz44dOvbw3vfF2tfP/HVN6fvNZK/JE4H218XMW6+eO3Xx+vfrx9/dP4D/eTcgfwUaKB54BB6oXXfhBf/InYMN9sfgfglaB+GCCk74oIYVSpghhxgi6OGFAvpXYn7ZpZhhgStSOGGLArI4I4012ngjjjl6GKKJPfL4o49BAslhjUMKKSOLRs4IpI4RGvnkkUQWeeSBULr4XZQdYskjiD02+SWYYWK55YsolimhhWhGKOaUVmZ5JZsFdvVQXp8hhxw/ZxFmEXPKHUdUQ6LR5tpDjhVVXJ98FjoURF9dNehABSXl12FqXMSPGhoZRCduRaHUwQhlJEAYW14hB9FPDSkkyk4XiWaVZAd9VdJESjnWlGaB4XWZQXUJCtpoan311USxafoWUWQ55JldPxklFJ0mWSYQKvh0JBVddQr/KtRxB1GLT7GZiqKQQMimBS5ihupG1LrqDtUQZYjKe2ifkf55HGCh4bSvaL+qBRFXOA26GFmAwaUZqZ/lidVQ63rmrm6zIvyZpLGB5nCynnSJIZz8cexldxqbJ6J4YmhSHoOaxGNLP3ucJ0uMbnYcp5oyZ1mimUyOmGaVH+asIoMf8/xm0CBvTCWZUi6J5IlawrimdzanKXTNSO5MtNRYa50111vT/DXYSRId9s8Bton00TaTzSaUCyqNY9NLmy3221d3fbfXavsM9NRFj+lzginirfPaRQ/uY7KJB8rZYdEu/Bmz+2KFGGmiLTarwgZZzKxLaSGqMMIM58XwZs0N/xet6Z+OkMEHrfWrVq7+Qv5vnQ9RJvrrgpYGeUmkE1e65rkyvDhwU3UaXGxkEZz473xO+/qfyWqGFUHM/svu83U+frtRv1FGO8WdzR4wu6EFlvlp6aP20W2kSeyRpAtX7tD3D1Ee2VX315ZnbuzifvtvcLe9aSnHT/TKE57qlReNoQ1qZbPamUb0tDEFToIbMlqTDkeyoYWtgjeKG+HIRKIO9W1mHusZl+jmNCfdbIIW1NnHcPYlOHHQaXErHA5zmEMN5q2HhzvbD1WYwrQFSUw8xNsHG3jBti1RiU2cGwohqMMpwo2FHvTbgATHQhlykYo+HJsXrWM6yhyGOL9JYP+7uvenRWmmffXDSuXOuJxFNURS/WtOXhTFu8Ws0XRwTBw+PiWFDIwKUMkpTLxyQ0aILIZzpivUWZZSucUlLzSFid5rHJdJ1xRkdLPBXiOD1zxGGe8sZGEYHd91PtdID37gg6Nw2Pgvh+kJe9XT3J8KyCfjyFEy94qU9VaZu34J7DNv5AroYEm52dkRmf47X6z0SEvH1JJUe0KL5S42O1rGhIgVrKEVDVc1LWoRaHzr4gn1tjZyflFK3wSjC6O4oqa9k512QxoU3dbCcN7Qm+Isp9he+EAlifOBA01nOxN6RIUytJ9hfKjc9gm2EPrToTH7IkSBKFED5TOJJKvoCvn/KUWRLrSkGN2bDF30zr+pFIsmtejXXmoioixSOc70zOMmF8zJ4e91suFfw8Z3mM7ZqTLByt/16CWa0GjPNT1tiOpYNz87lqQwluxUoqjpuGJupnPr+x2ivmcnfrkrc7KkHuZi1ZWe/i4wkkwcnQjDPWABaykF+ZzpIKY84/3LUML5KwGfxzjIWYwrmmFqUdp3Gjeur3KOhWUmk4dM0+iPNuyzjGM7WTzAvpKAvXzXZ+2KvAU68Ux1s2GMLJhS0x4UnDQy6d9weEWN5oeisYVaDUsY0ngmrYhC3C1BVTtCGKrJiArKLUdHmtHlMveeMn1uD2nL0IgOUZ/VzWBDs+va/4ue9p/wJCkGd1TaJ+62uV7ULUDN1MX0FjeCOpRpRv0IF7vC65GG9GUksafYy/0UmpGyKWrOFzGiPraMk2ksbOaEFvsBS5CEfFhRNGvAxTWuql1tTn5tNxpT+jQz/tsNI3l6qLP8RlgMJuxsajnitvKqTt/7DYR/iT2u3FKAAgsgMDnDnMaJck97chdB6nun0AaQT/haFzGHab7hYLZ+q6SsUyeGTIPJ1ZhBVZeeIlnN1SA5XzfVJsa6mVx6rpBqZh6nS1/EXudqTbbnXOhqg8tbhEKIzAZFKRNhKt7uttZGZJ7bdh2o5oQWFGQd9S50E63d7Jq30eQ9dJxsK0/fgv9Uzo5+NKX9id2PWje8Y840mxUtakOTEIuD7pt6T43oRQeabawWEly7QuFtVkasPLYMjpPMyp/myn6+K2C9FmXl3x12qUF1CffuhY8XpGQELPFdZot9YNzgGDY4JeC1q8o+gi1vcswz5DWVA8lo/SnZHLYwi7Gc18QBVZhrrY1mcRk8C18zsY5djm+EIyxoj68zm3udZG5Hmv2qb9varjL8TsO7wCCS28h2OHPumNScGrXW6DugKhEoa4vHioGQZq1DXbvdoaHanKrmtJ9fXXI3o/O38xxvy00uXJR3CdM03zNKwQvTVtfTtzEME8lPyN3yXrroE1U50uH82ldTF+b/Ns95FUct6U5ft898tvTTTQheozcXvTJn2haz+PVWRzrpRP/ajhX8O2DnqV04liUkfwnH+ok1yHlV1L8/uUmk0gtfxKsd8Abi4JacsZi+DKph6V3tWhLkXwZrNzJ5vBturybCllEWk7Vl2F99MpFubfGxzZpfZUfuyoF9pRyFZ1+MPYzxuxxKInnJdnuBEi5KHiavBHLM0g2MrQdj5jPBqmXWB9Wa5ZuYh78cZgYO3Z44P2iff5bqK65Z5043bs95GOfvXo3qH/r5n7NOaq2HWrm9JT95re7e1OKW0GfOfqmlbnb5M5Hr5sV62as+6Y/j3E32Lz//0dnZpd/SBSAA/6IW/c1fC83MSglUybXU9CngeSngdiQLh9WR5ixYYk0LqRie+cQG5uwatP1actTLLZ1YnVBT7vQR9/BSHR3EAxyEJxzFZmhVBrZY/vzP5mlS//CRnqRPtWWT7tmSIdHeWf1X38XaYc1arpAR3lFb+BjGKQHLuDXMlsEOvSVKvnWPAPULg1mVlImSlVFcwSHY5CncYwHMacSGk71GZUGcMsnOaDHZXG0gfvlJ4c3eFjqHAXpd0LFfcs3coLGUpxUg063f0cWc910Jn6XaILrQzdXc+RWiAN4c/hEd/IXfbNEMcjXf/32imyWgKJqfJ3ZN0zWi+JFdpVEgqLlcK67a1f9xXyq6oiqCYtlN4nqBnQiJ3SbW4gyxYnw1lWYMmVpB2PCI0i8lECc1kpHhhN0ZGJL9SyL5WvH4nbEBnoFlUmsoS6AEobvYkfssSixpjohdXPi43Z2w27CZD+6UUenxSg6q0tpN27XNkiH9kuqlElCJmHA03r6lHfFB2I8hYToCG6KIW+1lo7FFIcD51zICS+8dmID128TkTyodBsQQoVyxXmFRJJhtmZj1X9U0EfQt4EiaXPVNov5x4psdYia+YqFVIoEAVPgdoDud3dSJlHSp3yb2jAMymiZC3SgOJSvqmS3ukCzm3/XN4il6zVE6pSFG4qeh3wE2ZSQS5Sg6Yvv/gVMDbh8hviQSTeCoxRovKV9vsOEnkQ6/6MbuCZY/HhCOPSNfGYqhCBM+ciHigQ/AfB6SBcfyxJthmdIyFZgtvR6y+ZR/DWQqaVWCWZYqGUozeU5HBluOdQo7Tl7lCZMsQQxghCP2ANZh+sYQ8ttNgeDmBWFopoYZLpbxIZXDhc5kwSGIXdY+0pUOCgdghmZlDFlBGuZZ8iEp3hanidzSCOJqfWVwTuWi3dY6IeL+aUgAikhPgtwAjlBSyiTKXaIvgiWaKWIHKacvPqV4lmJRlicqiqQp0iIlomdyRqV5LiV7GiVU2iTUqWR7luR4spx35aKdpdkurlxzQhdzKVge/62db0oeKeVR3GVcvYigNcESs6wLYtUJVyXh+aTFIjnSbUyFbCToBiJo4qVSC16Y472bh8UYQVog7tBVHRLPiT3ZIa2hG6KhsNgjRoIWBk6LsomOB+obYEUM8QHZ68lLaFUGkM4YXS0kQ3rWrukO3QXLlIVha6KhtR1f/2TkrWETYZklgoak9XWl9PmcSTof9X0dfUol0LWk9qmp0+kZpJUp1ZypmFrlfYZpU/KkmQbiVpodTGLlexJlforlRrHkSpInmtrnJRpd/alneK4nduJkm/6ppNbk05AfmF5qmikdFSUgXMkRw21TEA4mVnkhKHkVUQHVUCmM90hhtBnQjf9mYzKqqH0BB4jNpjOWKhfG40Kui7jpkbqkzwYmaVcxnrzpVYjdT4A5kz0qKy+dVYn51MHtao5haY/NGBkq0LOK5paKz6cm3rv91RmuZmNxmQjS48IZz2JsKG2oa+ZQzKni21LpJn6lY0EmB2r2Sp3y4pw5p3Wy1nGeXH0aKqHx6y1WJ36ymSfmKX8aLInkJFMiqvk1Kney03RClHwGKsbG56RKqnSl5yoeKiwGbMduLFXOIs9dZ6KGbMkaYMb+Ii7qa39G4H8K2tEJaHPJ1zDSC/eE2UTand2N6O6lYbRijKA867ngTo5eY6kG0PzQGgY+zg5uk8F1W8UklVj5jgb/KtuQ8eCz6mWqTqZohFU44g/+qEaFtt09vh6uuWAJWu1Z/hXlbFmQEmtv1iuigCMoGQzuCWvxXA9/uSt/4U9HfqHUVhhh0lKAEa0QTqQd4S2vMp/KnlOhARoYxSlKKmzkluymZe5JTWxwvqmjsqlW4ul5PiwRuafn/pwkIqf8mSzJvu6atmzhpCyYOKzGau50HeWifuxOoq7Ifil4wm55jq6q6ZNWYmoExu4UjSJNKc7gstvb2WvuHGl/zVIxSViuskZuqM8dGRnt+ZXl7dTukM6vzqYUWp4X5hdC0qXEuJFgpa+Nmt4JCtz2ZtJt4G1SEW5RsS/Xohi5xg5a0GXe/yJuZ40oxenlRJbmTTnmFpKtak7t1PagqW4Sw8FRJ8km2f5GvJ3tu82V4b2bz8qR3eIlAAHndtIsaqWccY7dqvluWHonS8IweSasxsac17ma7UJsx0xdo27fTabkQ4Gs7GasnwKqCw8s7+JuDtOpEY/sxXLu7f7uEsPkELvsfsIsqc2sFhPs5sLX/eHsrcre6pHj7MidHTYZ/fja4V5hxeXO5BCPuw3hg9pbgmmT3V3P5pDYvH0V6VjVu+4tHXnvvGxVifptu5LP7Phl/a6r69SofeVSxTnwZRVyA+NlFlJv+WBZLg1pLzmP/2KMvuxtv4hYCApPfykLNHpkgQ1tQv+ioYohZmZYjON+JuQSVG2hGcWOqeRebsVC8eyyaRClbsDy3xP3HPG+MKNCqhAHJXEV5562rg4LbxEzWhWTDe3+YqE+qhDnri3u7iKG7ssy8RFr3TRDMwOamk8CDjo3oPK+18aKUbSkKoX9WwvCGBLSFYLqBmSxmNuCK7sw1raxUqzKJeSJL6SMlT7u5vvacYpu5veqrZJeGI8JMDX16sBlUk95hlg1U2e0zx1pa7VmVpJSdEjX3nIY8HKMJqlqqZQZnCWvlbiWobVpmxo2bYeOhsDJj06f3jqCZr+MaAjTqxzFHrw6R3USJyBOyQr3YgsncXRxsXHJ8KPOMH2i0w3/4/CgRjFXjlcPAyzlAnEY4W41i2c5v/M4n5RT1+IUp/V7elRWCyxy5fAUs+xYK/UV+2EW+6deS3XUSeD9PceO2bMZAVuGfmYZwx688k/ghpjhDvC7iTLartKSzRIQlm3shHBSaWDoPHAUTs86DtOCWmOzVtxGQ2mDKiuDHeb2pivEuWtRTbQCRVyfJCtRbVZiYzIBwx3tiTExAk9ARrQw8YtDYpYF06qpLtOXRWlutG9ryq1HB1OHLS7CZBlO1XLleslXtxnYlanMajPDng3pPrUwk3Pogqwx7w0y8y6dfnN4q67xPnNbt7c0z7c61bVSZnPtvjVcKzNag6I3Pydd/z+x9YkzcZa1ohGvVzozBKpz8nLz8po1PMuXP1bkS99obef2Ms5d+HThXD1ouCocRj9wwuAz72Em9ACKb2pcKO+vvVITSfusbIN2MQmkPObYHNPmvcGxAq82JxkV66Gb6N0lAX/r28b21TIZS1Pkw1GWcLRgTJuhBNMPBZey7mHw/lToxJHwKI+YNc6L3d4rGWmMxFaRjvzhIz4gOPMpVKcpX2OawAKvDYcd9uk38I5cn+Y3noZpVyulfde1gXPsWdc3gKe5L+f3n7s1ftew6w66eRN6n7/3neE15W5xd7d5oFNz10kHzhaVGGPjt4kjx/n4PidulRoj3460KKtqGv87pkcnk4lD3hXKtFVRjGdndigH8o4GFfdsMCvhJjbFDsMA9P7wnT26i0/Tzti+DvaSYT4npLOfIGgZpKfqrWN7xpJNdkPyCpUnU00D3xduzsEdnNyuth7j3qzfYCovn3yvu95YLpzya+kaOue2+7wj4H2u7F1HjYOrdzIHr3y7dzqz7vBG858XPJ0/OqLDZ5kfvOl+839z3cPvt1QKOMQSePAa/JqeM4Kn84J3PDDP54MnoHjEmuehe/MGHIrrlLPzGGSFYOYsOxUS3PpICkCHa/2SahPGkVk9Jl7mCmKZ8S0FvSC37bksLuAJsIKWarcNXBVGd2cEdLZuGPVqL2D/xqqPWSvH3atuInByt4VljS9qIisEh+t+RXmUofIfzaiV86hoHDln+ZfW7na0lyCeBKFRJ1EQQ+Ij+rDIwtaa4znDRifapNBWMyc2M3yeD3q/LnziA3xY/y7CfyLGD7zF+18yb/NaO7zwJny8P92iX3yd0nXk62mk13l7Vfrpf7dW73tG4YeCLdLnEbazo2oJorTgLjaXsXIqKTtiYi3AncvMO7DuaFvR7+CSJ27x1/pCZ1MycjIPRhw1ojyt296vqE9O60/YonhqEzmPRqtw/2PA/fbVN7sN2h1vm44zzXI0xjHu4cSRu9KJbeisLBNHS+n7MH0PhnSrp7pCgiGt/wHEqXen8Ank56lfvIQLFTZk+LDfQ4cTJVakeLFiRIoaF3L0CLFjRJEjMSoceRJlSpUqHXIsaRHmS5MhZcJcGfMmypk5adqEWBMoSJ4kce4cGnQlRpdFmX4cGpLo0qBTmRoVSRVrVa1ZuW712vVpWLFjyZbNmdWsWKpk14btqjRtXLNgx9I9K9QtTrVNk371+/Zv4I14oxLeu7Rwy6uLZwIeLLesY8EZUw58x88yZk/vOAvsnPkyPsyYBW7GjM+yQIKqC3K+3BnzwNicRbvGDI82Z36ndvfmfQoeb9GqfRcn/nv2O9Sqlev+bbv5ZunvPNWe7dk1Z9yaqXfnXnogvv/p1aXXRp09O3bSrTcbFJ86dfHXxndbbu4au+eCvW2f9w2fuecMcg238d4L0L7bXttuPuvma1C319I7T6DlRuPtMuQeVPBC+pD78L/f9rMww/pg+6zEFIO7DcPYastuNgZHe9G18gwsjzvTvKPOQX4cPAWhyCCDTCExEjIyol0Si2ifffqJZZ94NLFFE5FigSslyZBabMi8nKrLJ5a0GhMqMbsUsy2e0lSTMp3O5NIrqeB8E8zH6LwTzzy71HIyPv0MM68/7WRzTUL52rPPRLdkK04hazoJrbsWlbRNPS29tEy4jALsS8U27amwIQUlE9OnSnptQOyq0+xHACW0TMf/0TYUMDYMZaM1wP/Ouy896M77VTv0YNOwQ/0y3A87XlNbsUTgEOS1NdR8jDA31yjsjjxsa2vvQWmTlRU3az8jCD1ph5OPP/46O7A7GDc0T0IBhYVO1voQvNdVBLklCMcdN1OuwvAmZO3ZXbMDVtnXpD3RPudqvRA/2vKLGFd7g8v3VhcPnhe75ZqbeDX4DvJLzlEf1alKTxljUiQn+3E5y0otVdlkyhojuS8s37z5pZIVZfRkU0klarBRv2TTTZ9rHpTon5d2GmqjS5165karnlRorCmVjGpRcd4r0qPKzBpQQ3vOOeq0n9Z0bDgVS4tnSFdeMm5Ou1557UMrEwg3//f+bZg5H8GFlUaC4cvtNFuBQ++0B631MF0RQazY2cYpzm7FASPMdrpp8TO4Xmz9JRy88XYst1dzmft7ulxBfGe7yRvOLeD8BIduoMzDu7e+zRZm1cAAzQ19RuKtc3B49CaGvcXmd5PxXQ8zh3w1ex8+l9zc11XR+RJptPzV4h2HVfQbX+vcu/dur7egIA+7O+l4kDSzTCpNsl8TnZt+OtRSb56rbHIzmlXol6dCoS1oYmNa27ymNJuBhIBUOxv8KFhBoKkNg3lb4NbSBrahmU0vZ9LgzwB4QLIFLWwIDCEI32ZBFyINb6CKYaQ+9b+5ZQpRI2zhC4uCqtCoaluw+/+hqzxXmh6Fxjiy6Uy4fnMxASHLRMLy2K6S4y5x4ac4tdFdeuwlxWFFrousuaJ6fHXFz5kuW9+BkHAQRyNlMceMxQIj86Z1nP0cjH2yQpzhzLigDAGoNSEzHL7Aszp/1WZ59rkWIb04r42Fj2HGUlfzPhYxgFVScr5BVr5GBL5dGUxgErMkxgyCkLbo0CfyiwgBRNAHFITgBh+5mZLEcAY0uBIFKCjDE2Thpg3eiWYZlKFdYqY/YPKFfycM4E1MKCcH2i2CfUmaMCeIJmpeE5U14+E2FfhBPDWTmd4MJ5+4qUytsVBvhqrTMlVozP1hE55cM4wsGcgoxLgNh/eUJ/z/srnClYBmQNX5jMcGFDrwFNFV1YoXE6sYIwn5p4nE+lDGMlk5DVULjg5bnHJYRJ9y6YdDQezcgdiFRvX1MWILCxz59vW8111oemLkVSJbh</text:p>
      <text:p text:style-name="Standard">LuJEnKL9ZIdHIm3IZ+K73YRslxrTgRG7A2OQ82KqXFieivtKfE/JyLqHKnanIb2B6nwQWP5RHq+IBqPNO4TGzc1UdYXtDKXKAhALD+Svz0k5AEiwEBa01oGEpzingIUZv8wZcML/vKaQruaP8eZTg7uMJpEmmEqIWjBBJYTsl3r52QT9dcOBkqc7WRnCeMZGM6es5uPBedi3VlMmUWWhzVs7DvpotpOyfBolh0hZIEi/8RU1eh8DxKe5sh3u9gZ545KzJ2AnEhRhaIIPeG6TxU/iq5mGUxe80IWs8J4uE+SkVoJ+4z5VtUd95BGYbgDJSalK0fhzHFZxAEdEv0IIwQZTIt/FGQgAblbV1XHkDr6F1GjNTtSWma8j5yXi643u+cVlaajPM6tnFhdnr7qk2Y0FuBEOcjLmBKZnX0JK3OJS7XeYH4teSsMRJDLNOgyBD1AQwlugOEYTi2YeaNnCn152m9mWJvoBGyNH1vjZ3q2ngXEZz91rGEjU7aaqC0njW8M2sL2+MmTUbJmoXxYw0YZs6W1ZpL1iuQj41ia8wRgXnvyKX0CmZ9f3rFIMtMaH//9DWR+lBW/XvWshD2MYQSiV3Jflznd3ZR6zJVps2ZTrOkJq6A+NR2rjFg6HvULYb3SDX19VDooTo5DO+WYKAGmIGp9iL6uq098k8jTIwK1R6cOjVCh660OpSiLPf3t5JYaUacqrqPZUxxHz7u4A/fme4yzqpy9G56tLlp0bw6NjqAXG7GGs5wPMAEGwqDLEkz7w0baSVn7wWFdkkANutCEGMjtCZgRcLZz8p+6PQjYdMOwyYTdsryj/JjEyqVuISyaY+k9ZX/TycsBz2y9odbuK1PZxnBTs9XW6WQru9PhP94hwv+d2i7DtuA49Otq2W3wd29zKj4EL2e6292+AfL/Oic1b4gYaiFcpTeKoxRWcjwXaQq5dH3PuY+zAMwx+ewO6AGjHe7Cq11HIxu/un2VIxHd82rBVKKvjg9xnv5TPNqZo/Nh5NZJyR6t8mjkFEbRIoPu3+NekYr+iaR7axU7Bb+duC8XZBurGOGhWyvB+PIEhs8m8IZU6QwYKEMASqGLwKs1FKGKay5LUIpWiKFKN1xzDkl72Xw7nMsGBLPUinxvHvdbbhLHmedDX3rKdn7hfjdyxS0+WspXmeBaNu0+WY/mLA989kFmrZjnLXvV/76x0YwbwG84Y9OXmeGSTb3uUQJQryJ3peIzYsonfMWWC1ftEVKuRgUXUU1WNNBv/1QkobFKa4V2N3QFSnaxuWVSHTWSqD68LefeQ/9YlS818BU7VPVsXPtOdFaKq0LASoiAyurWB6swCqYy5LfoqKaajQExTQKtRzWYaNbwg4kchns6KryuKlhkpXVYCv9GCn30y+rC5dliJrI0gQB44AbUIB7u4fDWip40IQYoQK1KQQziYSaaZAeP5uNIb2c6zpx07+OgbbAyb/dk7/OUQgiFRPTyLbZgDPRqzwodZfmA7wmXkIRuD/ZyTwk/Kws36+HIMPYS7uC4cPKq8Ar1RLVURg1HT69ea+O2MA5zjJuwYoj65jxMQ+XKjremj9B2Cs/8TwCjCrm8KDaYi+leyv8BDya6JEyTxiWhMOo8wuVFAszYHm39uEVB+IbppAuOqKgA+6zX6ujWPGfSkkoV5SuUwOX//svC5q7RRHB7KMxjeuVe4u/sejG7GGrsGBDBPuZaoG+TQE1eOkao7sPmLOlapijo6Gvv9G0ME4LbROGt9kAF5mqtQkwkHkAFvu0UIq8fdKEfuG0O1+3yMMj4RisMie9kZCy0eA8MzbAJK4v5So9uOgv1tHAM5bENJSj54u0Le88e7xD3UIuYirAgL27iHJIe79Hd/pEiyWwfb4zMhm/IKo8J3bAax8L5uMMYE23OTsfsxqsQbaX/xsdbZq3Wps43/KyJEI0XcY5eMI3/cR5wVtDFkI6u/jIRdULp5OaPE+1vR9SvPeir6aDP0+IlRPJFVzLtcHqKAA0QAgtt6aiqe2LtQWREAmvt+6znRLZIuAZwK7eyPxBnzzjn644N7Doxt6iS5JAwD1lGIfJHDLAtAGbBZUxCIQjgB14JxFKmH7QtSoQiCO9m4zzOCANrrPoqDV0PIt9R4aLwxfJR8ygzIDfzDP2RyBjzT0DzIDkyIhuOItdQIkczNXdMMyXTgThTIHePDjPOtTRO3ezwy2jrK0SuYUquVeYOEw/K+4ZTNkhkuhasenROGQWsKTWRi2ayWJRnN/gL0chyF6sPNArN7nqFu3Ir0QbEOZuu/2OIx/tgbdcySVzkcrkQRKe6bhZlMf/2hUdq53OgT1xiUegE7JGyb6EScZIgxhgHaur8bzqTBXMeqpFkLv50jZNGhm1UTyTEraxSxhZm8AZEASriAQlwMADYQATKgK5CYA3UYJogcx1z7ESrUDNfj7EA8gy9UDVJEyzsEN1k9LI68zRzFA9h81KYDB7TEOFQM+OscCHnMeImM8gaEiFx1DPhySI3UvMsUiONzzIrCPjMwjJOTtnsExQH56CgJRRfBEOCi+gY5EADLRnRVF12JaMcECuZSiW1A0MYxCuzKD5FENlCMWDWAxR90kY4kUHkcxQn5BZ9bdiGy15C7dKWMf//GiSk5PIqowc6wuXVfu0Uj4rYdArnJhDQqgfBphM2cpE/qOsUO1DYFoYt96X+ipITgceruMO3kKg0hKz1UiIW7mEbPwxDPyIGMMDD6CqtAuADII8HCdNFcRPfiNBIG9NF6bJHgfRIEfIhGyhO9s1K2ZBHs9UymzSZTDM0YXRFbRRZmfQjZQtbDbIjKdM1z1Vb4+INMQ5FL242Xwtc92rJ/kLk4s8ES5I9I+bYVtUTIylEwsilxo/pkGc/q+XSdOpi0qO4+ggA/2tj/BArQelXjMik1KgkNSYUL+fUjuosayUVhc0AMWd1fhM+ty6QQu3WDqdQ304XMaZjndNz8Iz/Ov+TeTht/5KTojYpKB0EpZQHuuDOZadx3yCUtWSQG/mSJuLh8DosxVRABEJgrgavFGKhH/YAa9VRXPExRd9RM5ugCchRDB/UXpdVCNdVWq1mXDcSlfpRR+OWnNrVI32URcN1bUXTbqesSOFWSAsSb3GPW5fvSakUI+dpSpFP9K4VabH0tlilUN3MpwQxYfTPOYJrTFdSVkhRem6KosJPeUJJqSYV04AlXXyqqSgx6f4UfdBulCoNoAD2J/+UX8vuo5yxpiLk0lj2OBpWFakuUq3SUX8KaB2kQE5qX98yjT7WVY2SdQPJekgEEXfNPLuvUtPyUEew2I6uKJE3ffTr/9RsJQXbNjMZSBu58UK5xGnRd1cRQgx69dsA4UoSU/mmEG3LsCFaQWw14Uq+5i6oEPPYdVvrtms3gnyTNXDp9goHV+AUjvPutyPzVoTktjTRNUYlGEeDtIIFWIHBRDZt81vftQ7hlSHPFuQEw7Z8iOS+ClVW1j22S1v+9dMSZ2AJ5in1c7mEKGilEzqbhYfNDot0zoVdFlXHhxF3DmA7UXLXIznCc110UlMlqgF3RyzdxXjcK9nIjhbrK2UBpLpCV0AZNGYtrGPPTo9WjXqdwwL/yD4v6ZIoB/vMWIcDbGjvLpSE5zMcFPkauAmVNtuaNvDKoASG9WUWIi+5cVi39v9Zv5Y2C5hZ0fAkmoBqm0CR9XaP2VE08XeD17ZQDniA55ZcGZiC+7aDFYuUERhILfhvu5BI/beEA1dJI9hGQ3mULa+eEncIC9dwDVdJCXLhIKPN/AZ3s1Pp3k+7NoZWSMRdfkfYwNJzOXV6EKZNbVKohrOhagqo5IWgSmp2TVKhlkPtWAO83K97qc9VpFnB9EhMC3YWEZF2TldGSO0A5eyIlOt2DIRVYHV00I+9QFB2/zVAGixUp1dk6cigqyrr3IV7syW/WLVfSpCFG7B39LFWHxJXl/bcIsKPSwAQysov4wF+Ce8cP3loPNmDMbMe720qmgAFNCAExnYgaZWAA1j/lge4fBm5l3+0pku59kTZy9z1Rv0Wpat0gn3agRNSg6d1SVdzgxOYp+GNsTiZTESYhEdYk3e0ovEVvMIueWG3X9flX1sXjR+G59JUclDKYMzUcpEZXbAHugq0cnuWEu0MBNlr0vTUoUfnOxG0jDOGeD2KWZgFetXLXeK5ipZqYLoYP7k4utC5jUU3/3YRh/VvcGY4GPnjjqIowcaFAkdtNsYLaH0xpeqTwiYGNYz2kk9v3vrBj9cKQxvD8HxVWMntJGIADbKNfweLpFvLkVU6RpugDzRAAzCAkus1xjDZW5MUqZm6b036M2nZqKObg59aqIU0ua07ppN6ue91b7V7/5Xx9rtVtJZVe1pxeYJ1GUrT26nvNjeHJCR55GULKr7orImPi6CqOE5fRa2rGU1hklMFbfzk43dwkormtJ9zNmTemP0c2o0kDDpCZpxjuHv/RsGxDmb5b4aT0Yt5TqF6WC4RMHgzlTZyJIvBN5+15cO113x4h+oy+zmU2TOMCthmvIyUo/0kXFXJOY1Q/JD8WSSfzaS9Rn8UYg+mLQ0CIBQU2S9tG/G8sR9C+gbmASCD3EuGGkmhuxVaWrhfOn9S2X6Pqbt3uruB+mhtj2t3mrr9TbqfGwsf2LutXG0huCLb3MtVuTQ7ebvXO81VcLFmM4SRdISt2s6x+oX8ZA9Daf9fEYmI/DWJ0admpQoZCTYS0RpCpAvRuNKdj7ERo4p3iVmfCczSt6vRt2WJsxSHZ65yulLrYrJ6x0WgH8fqCtxO5zqyGbvWt3jB9DM/itFgue6b5Th07jqNU6Q4QfWO4a7BVLIVZ45GQDt1LlymVIXventIcy8hLvqPjYIAcNCu4uGtRGIPZnBYu9wjd1sOSfpFxwK4hVu4MQAdWkHOzT3OuXDQrVzeN8uT2Tylx5vfx3zPX3m6zVWp39yS573QXVnOxXy6B565r7rfG1n4io/40Psi1RuSk/CXz+S990s/AueIKDdBXeeOgos/m1L7rNmi/LvWBHvovuWitE4mPxv/1lQdkFSXcLaqFUGJjJjj5FK1mw30PR2bvwxc2P8sGiP2OdNPUqtynmcjVZX3q7z3/h5VxUXn/1691xq2OBMkZGc+uwqJweWzOx96dNTvnp8PyLO6hUypISx0fqxRDLytBBLg8Z4kHjisDHrgCvInSLSJygXL3isPuhOCpdm93Yu7NQUyzC8e0Bm/bFN7u3V6k/9dydacH4+a0Bs/vHM64cv1ui+4a6sbg8uQ8pP1g6lanlCf486Mr+79lClIUHhTVeJS/vLvOia8O7Yj2Mqyhgcbrvv6jOk46bH5xYMYsh1W5zCGYmnfntfaY8hZ2QjiE5cuFK0Xmx31pbpnQPOb/xWpf1OT4z25TmVt2HJ5naZajZG2s1p0P9idMhfVeBjd+I4p5BgZZGGCVp3LWBnpU8FvUY8BIl6/gQIL9jOI8KDChAwXOjQ4MKJEh/1i9dO0T0y8MxhQBJgVcY+YgbbixUCDokwPNQofiOgY4IamiAIn2ryJE2fDnQ978iRI06fQmjl/5jzaqo+GpUxDNJmpc2hQnlSlQjxaVGjUqkSxTuRqtSfWrl5tgj0bluzXtGzRum0L963cuGXr2r2LN2/duWr1eq2KF+1dvmL9Gj48N29iu4AVBw57lLBkupPfAu0L9PLhsVMHd5ZI9GrCzYYrUy5MWuK7U+/grX7HD5+nd/+0WeN7zZof7Na7Wc92TTu4cNbEV/Mjrtu4cNi3dydvrvu49FPH4VG/vhrf9enVt1Nfjrs5Pu60x8P2Xn15et2uk7/Tjrt8cU/wZ9t/d9998+Wsaesu/h9+AtJnn2zxBQdfccWB199rtUUXXHLeJRjfhMLddop1sUEYnXkQtscbh+aByOFr952422y60beieQV+6FyKA+Jn4GwKVnjcasB9N11w3zmo4Xnt8chjcK7NZ+KANSZYo5IFqjjjijJCCKWNnqyVml9GDaRJPDCI0EeYfaBAJplixjTTPrG4RGYZKqnwUh8ZlHFDRFCdBlaWZYVWmlZZWdYECkwNikETFo3/xpmenFn2J0WMwaUoaFJpJlikjyJqaaaabkqaaZ7iCWpDiIU66V9seZannp+uitpjlTqWamR0Qbqnn5zeeitZoiokKauZddaYrrwO+yuwpMaKa62r9sZcgywK2OGNuTXnG433kbjbbbEZh2F3xinYY4P7gecheO+Zq1137J2XI4LYNXiujz3WFh+BMboGpXv6IejjjPY+S19uzG4bL3gbClkkttxRNx7D6WV3XboFlwhivAu7V2HGp1CoIMca+8cvg9RS2+9wGsNX8Lgxiqibtg/SW550L1tXsoOvYfgtyO4Bp3KEu10ItI/7oWxzcTj7d6Vox9K6lUKaIIFSmWWW/yE1mgOJ0QoBNnQk9Zh0irLHHhjtglmWrP7EJ6NNY/pYoIMO6tSdlBZ2dquo2m3slpcuXTaWsPJ9qlmA10344Esni3imhOGK7KKQ7T1Z4qktdverytrKaeNrFc654UqXnfamoT+mmaSlOyr53J3rrehrAbYIM8S7kVhftst5vPG7Erbss87jsode8LipG7zM/NnM7o/OZYjehTJDOO6N9G5so79K8m6uzQFOW+2JBkrfb8f9iVe0vD//7N3H6TP4vHPlKrxy/O25WPuTNEqJP7TWxn+wlCgGLLvcDQ85D2pYu9J1tOcRaUgdok31qJck79moftZ7UZTuh8H80Qc/fv9LHesGEguoSW2EZYrJSK6GkS+VqQ8BIME79sEn1ZFKcjXpm+PYJjhGxcNtb2NKocZxlawgjnI32dVemBapVKktdTJkohOfOKrVeW6KNjRV4Y6ouUY1xmxUBJyWkFi5Usmqc5fDIRTPKKteOUpYviLWrNyoNNPJkIxoVOOyjsQsB6aoXNI6X/f0ByN9vexbOYoYcgxJrpDNLnu3e9B2lndAR2YnketjEorW1SII+WdcKuvekqr0mvkJLGg6m90jA5k8BUbnOwkq5L46BCPhTCdI5yIO7k7WRwEuCGQ9I9l7GrSx2kSPSeDrWYmOGaFuHc0/PyKS0GIHTOVoyzwgU6T/z55jzXiND5rhk09wPJG0YUkxiEXsyT76IQYxnDMi6RxJO8WgiXjWJBZ7qAhGRCEQi/yqil+U4ubA+E8zHnEg6BBUD5vylLyJs4v8XBvqAipGyB1uoGEc5xgZilGLXrGOHHWo5TSVRS1G9Iag6igWAWpFlIpUoCAdKUQ1mtHTnE5wM03iZxxT09G5kYYx3WKmXAef2MxGmNNbmXl8Q01tqq+QOwJOMktZHkgWD5FTJR72cGYb2mjoRx4qXlTZdb4LgW8+FLQfNs0VTN4AyERNmqAt4RXAAx0PZ92y3baYV0iNeauTMoOfwsp1MPi1qHr2y4/+ACajZyFTqE4KTy51/0RA5XhrkP1Zj8MWiL68GnJhWx0gZ085I3wxR0UukhEH5Zi4D3IJNCc8oUNmEsODyFMTJVntQj/FU3JKVLcvfZxAxMDDgy4FA+hohWvLOcQ3etRVgbNUpT7qQcyZdLpMhKl1ZdqnjabUp2WU7mauS8SKuvSk3C2nPy/KUupCkY1r7G3k4PhG9haLV9edLucGZjPEQkiXrutXfjwEWCNRNlyaDZc1hxajeJGPfY9kIFzfxcj1RXB/IiKtIFM2nLYuSUoCex26FnsdwbYmxERapYRyprxNolKW6NnPY1+sPuRplZH0Wub4HhxjRfZvkYHtXTNZvKMNpTWavwyfUzX5s/+evWdd2eymyYpcVLriJ5yho+Ny82kWfUoknhUBIjvh2Y99iJkg8dDIfLl4Xvd6144P9YxEgitcDRTqUHTDaD/xNkc8k9Q0pCNvT7f7Z/AGurnq5ejicvU4P5fXvDMs9JXHu+dEdze9LTUiowWNaT/xdp87VdVN9aJTTjdUdIO2tKb6K7ANlm9jyIQgwWJMHJo186w7Y44sUzlVz1Y1xUWN0Hagk7ytOlWrrCxYN6NZLU9eksbai89/PpnjY1OIQTX7zpEdqdkKdRZooIWl+ygmP/fZD6mFLa0G95iv96FbQDAGF3KUOS9uOUiVYO2rJGN9yIu5W98wste5qWTaK6H/lnFrzqEa6YtwYxWrjcml9KXbrGajIATOcY4bcpMV3t6KV7WTo1VIG15wR4sczaUu+ccn7UWUm1rREI+iyQm98ZBHeuUGT3PNWz7y6LI5tnk+NHt1+M/5Ctqkq2uWWptTJT461o8ZZM6K0Rfkze7blqRUT1hp3C28Lo9mUX2Xkr/F9QoaCJMZhM7XcVbupE/r2RgrZY/VxWOpSqdhQ9oRioetbiQTmzzebPct+SuuW6MLmiOLXVH7aHWW8e+pP47ZrM9TMqJlNbIh6l02oddIYe6SqDeTXY1hQ2WFMvzhOCSnWrrSF5572uYRx3mev2gTiseZuMb9XBfvzFLoAprP/zjdfUxV/vJMwzTnaDx05iTt+0XvHLvE77nMH81x6Dsx+sIPvqY7LWpS17T3ug319K2POFSbdtXfZtazpvd3dmf2d9fkl4mD19ncEU/YjxwmvPgeIu/Q0tfGjp5ckfRHl/R1nLc95sdu6WcyfbRgRCZZMYNtLxZvLvY8IxJ3ixVgjIUiynZB+gUtG1Z+HXIfuoQ7HCNru5M88nFi7GJAQlJv93Z38PdWs/RrJWJBoEQlpXUKAhcUGPd8rWJ7Ozg3mTF6BEdzj4ZegcMQsldxCXVmpLZENzdqzudw2eVxkAZy0dd8WQh81Td0VFg3LFeEyYd9uGd9WHiEyieGUzh8Z/+ohU/0cwu1fO/1hs8FUUJXcoaWUfjlLOZ2VBnjVNWyY+C2ZJGVPswDMQZmbIlYMcwmL92GHRK4S53UWf7jL+qWLw6oYF+lgTXYX7EhMOKBSgCnWOW3bKQ1VK0UWcCmePtxMUr1YhyDgIn0amjlSyhDNOgnPgiyWBWYVLsjZWClHDRjY9Umb4u0ZIMHVWhVIf4HZf8XIaEnhSW1Ui1negeHfVHIXFZGeiFnhkJ0E0o4e4ZSQ3YGagWnezMnjeWIjtq4jmXojl/YhtGVcc6FfO0YhnGoUo42j/aoZ9JXXePFhe94W964aR23fX22ad73j10YfqyBR4z1ecUBP4BYS7j/lCQzphxRJUht52BWBWG7hn99ZzH1J3ePdDxfdTwLYkkTtmz9VzOeKH4haJEuFldwVWQJxCPAli5eJy3ToTI7uYtkJ5RGVVjq9y8eaIOHNXYXKCOvmEuuVFfxxjDzVmIjZmLU9JGuRGIG5lWKZ1hJty6m6EAdVGn9qFDWKCxNNEWp1YP4OI3B4hPguIS5lY9tKXp2+TdAd49EWI/x6JdQKJAMWY7axY/YiI8FmY2B6XqFOYZpuJjRiFuA9pdsuXx22EZziIQaB1/1dUYaNTBEk5QFuFZoF24lgmJ3FX8FZojwMoCYl4mviVdFEm+/lFc/SUgZgmtbJZRFYnnWBEH//7NHHdZfFmNUouh08fMvU7JqrrQctINk2tI8QpOL7eZ5iVRN1smAk5eSH1OclbeLx5iR8EJLzgQzkkcyXIVkZwUeFWN/GaNNvnQgoAmNt/eWjVmN7eWN9MiOrYeYatl7RZQUcbaEtkCOeYlz58iG79Un9bmfjBmQD8p8k4lo+6goJweYaHihMJdzFMqgeNmXEzpSEBqQB5l9LUWij3KiA7leL5c64gc7k+Rsx4lHUHJ4J3NhvEYw83NrHimDhwiSvCZXdKc878d3NKlkWAWjf/SbGtZ2CNYg23NUTfJW7lmRuRgywCRkB4ORhagx21Yw3caUyIQtRVkgm6iUmXRYTf+HSVFKnVOqOwU0WeG5d1ZZb0Wyk7hRgrmWb7gZitfTgZeYdKcFhIrTg3rDW1XWXkNYllN4mNK3Kz8hlwI6ZyCKoB76hKuHXXtJqR8qoW0oou7ocvDomP2ZoGa5hQJJhhhaqmr4Z3vTqQRXmZuZcpipRGpmma1aR575kPlVWqKUMe4BQfOjeExFiAQ2dTCKjAnGiLQZYk6HHcOR</text:p>
      <text:p text:style-name="Standard">V75JHvwmm2BFPuqpiRX0p0DlYcIhYhjYnYO1rcP4pqwYbixWpLBGTDWJku1qO9kzZNXmf0/5gbwoIrzUeMx0V0JGjIQ3pLyxScjIZMeWMTTZjAIUO+CUqCnnjxfFZo3ZhCQnqtv/qKmmmp86EakC6hT0mZgFWamOqlyjQrEFGnOfarJ1+aodx6ESa6khO6pWqF4rO7Ld2KgLmWgnm2knqpCelqK10rMqarOCmSxANS1DRX6tNnYEy1/Xua9Ds5HNiWv6pmvzZ5KuiK7KU3f6dzusiZJTqkcyCZw0imDeBDJrpaTLuHnR5i762oIuc5vruqfkckqAFaZEqa32EoBIuUdoaliBqLTs2pPFeoKUxbYKVHeZpUta6ZEDhC3OuYF7C7lDpYMR2ymFGlEeWyoTS6gVe5fdF1+TkrEa2wTGtaic2rIf64WZ+pibaqEpq4+KWX2hajhgaLEga5gzi6oGqqodSqqD/9ZnrkuosUqr0ji8cFmzssp6ndlTevhNygmltgSsagpYq8mct4liOylr1gm1ZzWAt8khhjgc2QuvcMej1rY8YzuLnXS3TclH5nEbLuO34iqs4nZB0YRV1Xsu32kkW5mAsMaumdczTsVJhMdN7yk+65F39YpkQfaLxuNMNgaflJeeTVZ5NYp4ZEt+n8cP86mox+uwsZpG+rmWtitR6vgXASqgduAPTcDCLezCTaC5wEfCuttoBtmohFmysKvDqAu8g+mymwuzGUqznWu6MfvDDgqxQvx9goGzLHqgn2ZTP5soqwu0bBm7kuOiNMJ5AuS3SBW9FxywmWV18Jt4UxV/3v9rxtSWVgizkfoHpDYpVjGagWL3G4pksH0oMGebS/NKpRKogvYWsLGJS7PZiDv2V0OJgW1lPQG4geaWpqOod/4rLQlSgi/TIxiyI9AJPCbWgpA1QEApPLGmwOXibxiUbqCUg2SpshbrU7mXuQx7fIxKxJihl6BrUHGGAk/RCuPQCq2gCbvsy6WLoZwLmUmcuj5nzLGMsj1sxE3MmT4cwzMMzUF8qiOaqh56w8a8hsxcfJpZvKqbzY/Kn4OKqx0FU0Z3JEgHuaI5nEmCyIV4HAgEWfGclRDWriozsNYJiUHiYPxRSGNbG7pplV2JPihJTQDNkn5aPdFydYZ8nH1Likr/ssXhg78gM7+v1DznibZqy0jXatBPVjSFp7TTWoGleT4maDMrKFnZ+Ux42n5um3kxsscdA9LaCUzQwcET1bAfrJkhjKk4XMws97t/QXFOoRRL4QRqMBO2cEJlVsw87Ja427tKLLO/K7S7tcNZDdXcjNWt+11FPM6y/NS1S3QRisTYuLsi7MxarbNQXKFujZDJXKJX6MQtmsemJXmdeJyuptFG81U32nb64r4+o5tThYqF3Yp8vL8Pk3+teJIho9GIBbbaij2J+KSyEyB4q7awqJK+xsntU01cGriRhIIJs3jHBG1HOcdh68gcCNE803WAC7cDJG98+qzSVFkltoJz/7c7MXhIiI2w3raL/2WD9CMlgkq509y7raxncMl7PDjVs7yqCwsYcOYUTaACUrAUptADraBPqvfWJ0fMR7zKvHe74b3MXG3ObP3M1/zcjOneZD3d1nzM8h3W1QzL6v19Z4m8E/XNEnfftwrUynvOHuYszjvb0TuKHfkulWy99UzP2quRV5eI7kLShGzPcjtLUQtaJLNg+8JtdDxa2bFfttZ+8FPKKK5+B9t3sjZs3uk+V2s8Fpx+cFx13kpKHl4+UNbXrehXpw2wAPtj0MFKRCLSN0bRAiZIRxqcG11MOz5t+ZXTCoq7KTWNpvLTHBvUMkxRjFFQCGVc9+AATNEHTP+YfZHJ5VQt1+Gc3jh11bS71nFOxfqN30Os3PZd1dJt53hofPON59Ss1uyd1eQsR9HNfWt+cYY+16x7h08USkBltDa9eF5MsNlzbTrifvl7PvC7laGMxjI44yJJ5DLD6Yh9pe4qNF85I7+5P2Lrmz4DIPVT43x8I2anSrvtY94ynT7JYPHLYxSYdiJObtaDP0kLSnXcdv3bprT9ePMiMVT52VUpIdmrO27cLm5Xmk3CtzESqJOL6PXpmFGtxGM93pVr6BZaq2gBXAblFLXXCj1ABEtxBDdQewOH3lg43pfKsu/thuRN52Ut5xZV3joN33de7lINql+d1mrOT9v87/L/qJb//blsjigSH0d6btbdfF2fuYfFzs4O6V/HCerUK8oPrlln3NHXtGBN1jxZuk0oFtMtb+24+di6yGysXopBhV+35riUKKbqZ7/LKX+JB+Mayb9VCrhByoj4LOFIHpH8gm/zZ9JCWS6hbXeLbclOXz5YdW21duMhONvgM9FRJuXU7e9gTaqaet4MX8PZDOddjhdu0+4aEQ+tsAkb4EPoABWoN7tiKM05nOcG/3s0HPCCrugPj/AL37F/ru+8C+gAn/GOr+iKn+WFD6E+O+eHvvaL7maZH98OX11ZrGrIJvJ9CCVIWuHXGWRQq2JlDNxc+VmObbWLPaQGlNEgXeHe/yOuhNXqSXtgMFqAmf090YZVHrMy0m6+Vv+R2nbb0Grafbr7lcjaZuravHHsFL6dgAdrLg6n4BuemsyClsVk9fzpXIXtwr1uxW5h24rc356h4U7EDUvlfDnVXu3ccdEEIYAGTcDU8fBbANEqxBYNGuzAGKepX794DBc+hBhR4sSIDS06vNiQIkaOGydm5AhSo0eSHkWGRHkSZEmWLTeqTOlS5kyaNW3edAlTZ8ydPXn+9BkUZ0WgRVeWFGoz6VChTY0+HYlzac6nSKFePTlU61auXatGxVrVIUSnFxeCLfsQbVifXrWmhdux3zt4706942f33V5PeN95wpc3713Cev/zvsN3t6/gU/waP3bs2K7kxnsfwyNMefJju/j2fkYMem/dw6JNe7aLObLfyHdBn8Ksdy/q2ZAbB7bd+jNt17P35qUtOvFf4n2N++17l1/gzqV/s2a+PO9x6X5J6z013HPvu9s3TxZdXTDd8Lbrfi6cHntn06Hd+37vNzj87rLtZ3/dWn9l8azJC46OvOfAsw+vysCTzDL0FlTwQOs+O2w+vY5Tr0L2GLwvw988kSsuk36yCqyXULKKKbbCGhGmltr6EKcmXjxLrVaysKOgLdBoRaK4VGQpq4/EkmnHmNwiSkgPZzLyxCSXVBJFIp+EMsQmoWSxRydXnDJKIoVEEkj/K3nUUscmmSRzzBOxlGtLtca6aSSzlFpTRK/KPDLMFA0bbrm+LEOtMADHy26xBedDDbXlBrwNtNLG242x/VqLjTDVYMsNMtMKC00/CA189FL4QKvruMXwEXXC4kglDjjQaBvut+GUMxUwwl5dj7f1MvuPU7r442824Gy79VXdCrUssgDH+7M4ZUtlFlXFlk01WsCmQw5VYt3r81ZtLeTsQF4TnMy7XfNSbVxdD3tM2Owqra5QcvE6NkDjmJv2L3npTYxDsqQakqSd9v33Rx7rtBPEDwP+ksQxW2lCjH37iaUJDArSYANUNInlTTURBjjNhKt0i042C07RS5JPRrkm/5FXNnMqE8ukiuMgTVa5ZZvBbPOqmIuSkmWNUwYaZZDjvHnNjp2K8WidRy7656CLbJrnh/yCtbd6Ba1r3fVKUww3SCv9LlFg05W0W+FW3dS59ljNjblJdwub0GItfRRTts+OsL1YUaXOXlgHg1dR/5A9lfAI1VMwcewoK82z8a5Tu9PQ0nuVVrjfC07Cz87D9jX0skWsN07Zvc3weB/3azTLzquP0+0Yw5C7PhNTldHU4S6Mwm1pFV1D7EDHi8M30zq43+J3dvrHnH1mWmCFezZYea0cHr6fVtaQwkY0ElI6SSyTj3Hoj23WknmZxzc/6vSZfLr9Lrl80uWS5fc3S//3Zyb4e6nR95jk9dUHYP7m1zyuuImAMwufiRJIpQAu7WkZMUwEAaM4P/kna6nSnN5ux7rIGep2z6nbfhZXqUmtBncF0hRiHJUb+LQKbuMp1XT41hlR8Y05a1Mc4LIDuHlxq1XZmhXdWPMtr90wdWPj3WbAlZ9eQc4/zIJWDUv1rGbJkFpXJE7v9EY5bm2LccXyWn285bhvnatXYQubY8plOxBCh3ChQpWekPPEOf6FKDXzUfHy6ECo+Yh4Jzsf0XAGPbOwz2j90MQ+HFCQDtygCf3rytD2SMjohQyA97sSJjUptAb+D2ZbEdn7jCfKQJKyk/ZbHs30WEnnpW+TrwT/5f7EZMi1/LGWTrqlITfpSUjC6y5ZQ42g6qXDrWVListylrOOqMbMBFE3+InPfNrVwi1qaoXvMdun5rYaZlLGhbYyjXMk1LV5UUeZgJLPpq7jxL5Vx3Oz4hMFU5OZ4DiRUagpIWzeua3OoY2a/nScNt3Dnc8pyG2XQSg3c4U6hgZOPt5SlLdgF7raVJSiDgKQ6vYZKL91pou9kx2fQvoX4bEJaQM8yvGQd0Ax4fGU/NNfKRloQOv1wAmseJEYohJK6LWSlfyD30xPOUmgDtWovJQpLNvnvfjx0afiW+VJlYpSpxY1pVYFGlKPulU5UWSQbyEavxaYs7FujKvPC5pI/yIIqz1laIcP4uHt5BafReGKNqW5jm9WGML08FU/88GUCiHjwbpxrqBpm+O8qAWY5EQxjhmk6HO0thwq8jOwIlViZSBXRoW6KrOW1c2nLOVE0sywnFE81RSRaU5h0otqBcKhD7l4qy8iiDPFiiw3Odsr2vW1mcgyYhsNR8eruRaGrrXjw/CHVq9Wkn4JHFhVyydLQY6Skjw9ZDwY1oRWaIKmQiUqc+v33Fhid6nSnWp6wapV9qrSpbpc6VXja933npW8y4UqVcPbx5eq17/j/Wn3ppTLpRF4KQY2EyzbS5HXAo4vxmWOhQ6H2mZ1zbNji9RntZi5Nmrwcgn9z23R4/9Nf25mjWaDJ33iI6AMUtG0c3wr4Bo3OAvaS1DibJBsXAjNddUWse86FIRYODl+nuZsn8qgYcd5WO5s1q8LhfJwI4SuQ7mGjL+aqO8IeqAAPcc7WiPn7oJ4IXlelEGkKqkB8wtd8c7SlF1t7psvGdP57he8RouHJjCWtAYC2Gn31S8qzapVmrTX0PZl6X85GVRLArq6SXXzHxX9aPRGlb6WBl+YDr3pohVVTZBEIKipUtZGIzrT/kuJXi4oR4NubaHDERSrBLqpNIqGc2wMcT738ypdJ9RBC2pdCkPcqeD0pjrXYay0lFXZZNfLyImL8FqXXTnEAbtTQOYVac64TEr//c63jiGUEIG82tRSuNxhrqEVpQXEfgLWspbtbbjA87bXJU41uNG2tt3Zrd7SjsZqK62UEwsvYUKn4Mk9pKf9jFbyHti9dx7kmp86Z+VqxOJ8hrioTz3xrxaQ4ud19KRF3lxOlzzRcmY0ne1McurW1+TydXmAAw3zSPd35CNf8yf563ABswjBKb/fgjfSYBcWHJ3q4Zq5mx1BRD1TM5TSjN6Cw8ZrXcqao6NPhgXKwgxX23MtxLFo0K2sUEWQsg5VIY2Rba8Z76baBG0QuCtz12PJdXTlArblqi71ywlUbaKN3W965Vd9Jgu4487rMhWnK9sGvtW46vBrwRyrd495/6CDWk88g9ehlvf85KSmZJfqHDX8qvzSUTqKiH6e4NCzueMLZ2rG/1doU9de6DdPWexLLfGdn57lkhY50K/b5pmn1fbHhy+mB/35FokaTc5/2fHdpxNpy1DzhbEnDQW0YsyNpmypgc+itv+cfPZ6hIQP8uxEV8K0kVA4f6NxuqE19mQHGcn2ISYPldlF3oTQgprNNoeiMhS7lbexutIhLseCogXsKAbEonqRHS3yp4+qPLmjMqzDLfbQLXLhrNCRu+/4N4cKqGQJuMRyrbI7Lmo5BX1JOOUbvtWjOVzqPNRTJUjrPfPis9RjvlR6PTj7vRlcL9ILukrDvSJ0PeSTvv/y6jSUIz6Oa8LRezkl5L0bfMIjZBkjnDTeSz7Piy4uNBgYPJNXur2hWzX7uJpcma2kOyYoGhBuYxwwaw0X4r5MYQ7NkbXMQpZuYyK94DA8zDEwq7rWyRQPo7wY6qjqgBXBObYEXDEg2rHA65bIGZzgGh0T+jIdw6ES6z5tUpVN5LE+kY7Bg7pRVCiGqjvCCSjw+CZjAb8E+SG4WxzE8gxZCZbKGrMu8hxx8SgM4Yc0o7SNs8GNqzkfbD7Y+7jWKz5h3L0WbEEctDQi/EHdWz5eor0otMYlxMKCkcZIgkYqjEEnnEIFEzSsUkYvzCokvEapMsZyND1iHBHQEz3o4xf/Tps+oMAT5UAVefqbAHmWTtTEEeuxHrM1xNKrSiSd8/M1Yaso0fkrV/E/+MCa+FOWxcoiG7NIZ9tE/CsmW4Q3XzGP0RoiR/GaDVodstnF32odUBw8cmPApWNAZpuhBzyzy9IgQPwoavsifwstAnGNDdSVcuGgvkqbugOVEASuvjG6ObI+FsS4aGQ+jmk4GXw92WvCqQRHbMwuhWFHJvxGKKxCHsTKB+rGbMxCdDRLj9M5r9xKK5RHckTCIAzHX/xKaiRL9QrHbfTCrADDLpRLAapHQmOJBjNDpSQPCzkPWLvIcrs1WkMoNBobvlPEf7wU9uNAcHkdmnwNA0yiwpA1/ysrSg9jNrKrSHTqxFOEFxWUTMR5RJHyMeHyj0ZhIUcUqDvMoDt0D86RkFcUPEexDtJZI6OMstu5QD7cTdwCF7h7xLk7TVOZvNzZv8pTsce7EGjyBF9kS+Vzx7YUMLLCzrBcx+5cS7hkRuViS+BzS6u8SvNcRrosvXQ0S+Gry/XMpDkZy778StbDuXF8Qe20z3N0z/+8z4drzx1UnvC8I/6sxiQUy56oPnu5PjwhnH7UoGJLI3oSnLTzR8aYlPJLj17rJn0SOxSyFBDyNcPCooaKoRdzsdPyx870lV2Mq8ZqTtnYKxbKQ95UI+H0QAJ0JhFjIhiisBdzSXMLTaSkGv/guay9q7zNVBfwsy3JeB3vKKLVODFGyaYgeyO0U7vlXLviOlG2Iw6Ea0oq3M+8ZKkjQU/5XDnfS0/yOdDoyk6uDFDwJNAETcsFFdD4VDQAHcN59M79NFAgVMu3jL64LM+2ZE89FUNBNVOZUs8s2cv5HELAbAlfKsxgqpajczUFabYXy6s6dMNmQkgy8zB3ysQfRcA4ZKIfOkC3SiLAuxx/9BQHHM0j7aCGIqbapJzHAyILfCG3eU1DMY/XyE1CPLL7G8Q+fDyRNJYafRRgHbfDe00BgSghu8DjtKj78LfnoEUZ1RYK2Uxt+TpthcXq5LyuDMY6ZVMrSUY3bccDCjn/+qye+mlURnXKeD3UR+XGPj3P9/RXfFXUmFNHec1Tb1xX+LRL/fzOrhxGBN3Xf4XYNM3Xh2VYp+TOQO1X5vlLo2jQPUnOGjs7jJQ636q1RlGngUS/byPFIbu8YLOUEWQXEEKV7Cs7xUImmLTZaOJFWtE/b62QgCMh/oiO3RqPVHzMCgmtYluN02LacmuWl3RaMG0rWOTMCYXOj4oUdMk37kCX4vTJHNXaYHvRaH0huPq3mIwjMH3AWTxQMl1Yg800+FlTNb3Piq1XoFOzfsHYNrXbt41TgcVPkCvYgJ0qPkU0tPxTv1VXc/RTABVPG6xXQE1cwjU+yHVXvtU4Gbzb/8EFpMOdCcG0GqWMsCRSQxtqJx29sLcxycfsu865Jw/rE8rEwMmJugncxT/MPAqlq9ZdEAaEo33Ex8gErhzjXXHVspL9sVwBlSGzzUZE1toMJ8jsycLjrDD60FIE2eBcTJ6MKNbRttkps1jki4r02fXQnQqhthN6UDGCEOt8wnT92yOMJcxF2DaF28Ut1PGUnom1XPqtWyGkSleSU8MlYPylXMnt3wF2WH2937kVR79U3Pi112mM2Ar+W0P9Tjjp25Zy2AGl1MqFClXDk6klMvgDlMca2QL8vl9Lp9cNSdLxJt9k2c9hyBHtzWe9UTd6YSp9zKdFuzs0NldzsVvsrf8bjdk8zDfXEb95+sCf9VHaheEoLqygtcCVPWFeJV5tspVbhDdRnTsAPM6uNSMNPRcPDA8IOZ336I81Hjh1uzEMSg6mbJ40hUr3YqoNlkKZcx4PBuCsDJi93VxA5lwFZuDOBdgDxqQCTtTGvdx3xWMzBUv3fFw9xlwEbmREBmGJveRAblcd5OQEthN+rVQZKzrjslTKUcPElNY2HMAqHlVBnENcm8MdLcVu6z+tad23Y1K06Z1p2jqWhLHlTMTkVRu7KTFAlKcvowzD0uF3iSiFhKxZPtZSrclWJNqhfbLsy1LC8bJq9T4s25Vs5bES7lntm60h9jZ+4g0k9Z1exDj/YKRkeHxGj2vgwLVk+xRkUxrTYrRnO63PPqbg2SNkCybofMZkfJ5gwHVghN7gQi5chaVTCQblPFZkf3VkA3ZCDe5gP6ZBehTcpuhYdt5HdBKUaOIWVwbRQYw8DJXhJiY8vPONy2rIHRY3c9lmG13dIM2b9oCms8PHMENakOQreyLaFt6mj1JVseu1Df3ID11qsFnZxKNaYJs1t6vFk/QigXxSrk0c3dK3n0TjC23mDwLOcbPZ1nqXM7Sji8vbiq3j/KIljNboBN5Kga44sRDk+o3ggO5n/xzkg/7ogjYqxN3Ce1bojRZsCb7Xda1nS8ZLwEY1y31s/s3ck4rUgZ3U/7PCicJ8rfFVN2KqoO14MVxVaWp1uh6tXWVtIyUFLGsKI7GrXV6+3avuDXAiyowsUqk1O6bbnOXMHJp0t8Aa57iDvEFsKL0CMWNVbuV2l7P5rZ8E4xtu6sEzzYbaXogS1mudan18wyoO11G8Wk/RR8wz1/1tWGVcy4UeNcrW68aGZEM2Kdr7ZML+6zsl2A++6Io2XMieZMymb7qW1IhGbDx16Er2Sr/Wb4t2y//GaPV+U7nea40NbJD+aYJjsubQYQkN0eaMt0g8Y9XZ6VAkPIR8MmyyD+ttP11bKAQkak3pukKcSIA6s/zTPp+9NgPxULiiXhHfvip7ps3cSVS9Xv8pbmmovrrL08UIfLaNErOs5kl9E6MqEywe5+F7kkTXxLUSJNulc2M6opa1TpO5fesZ/CTFzl9NZrOMHce2lpq9nWwBbyr7RvCE5u9MTmybO/O+3uu5jmcBF+WBluiCXeQ618aEfnN9taV6PuRQ9tzNljEzhDAd4lljAlNtpjVuy1qVhS3nNVXJPGrxuK3YTTHAE+4iWxUT/mFeFlJlg5UyLMi/k81ne7uZrDXa0OapI0Ulfd5/Kl5pUrG2+VpRfLI1htbsTTsnrWHtDrwk73Bmckxve6Z0HvWBypYvAx00c7OrlJIBbaqt4mOam2hG3ucSYeg5jXBA/+tBvUJ0T/D/KCT0SA5wiu5zTv72eU9kiO5kOZ3zdidUyWVwM5ffmpFnecfv3BuTkB7v4erHLabtZbbQTRnBMx5yEWqmp87RDXcPYXPWlcTex0nu2aJVLda8/ENMGWXqWg6hAKnSMm46HlWXJQLIlB1qIq9iFy4z7ci82cTdmyRZicJxrqbRAPxaiCd6IOsy4w7BKlK26uiLsgNz1UNU57JjgC50DF5Tu+Zon4PwTYbzAI73RUv3d6/6Oxfg/sb3xX7kcmfka8xzNO/GQRf7jrb3Q4/3RJ9vt2f0grcJSwUmz1ZbfpqwNxa4Yw+csXm6SZHDaS7aUwXI3wzyDk/hFONwCRT81KHN/0KMySzix3TSqJpM/ODOkCTfjG1FLCdCbkg5MtVebp2/nbKxpuiuZQ9N1eAkW/Hb1hr2XgMB39AfIQ17OtpCsSRSUuQs9Q1RGoPd9vmS+7I37IyG7+8KNfY293yP33WnWM1md7JX8Livdwzu/gX+ev816MgOf7QHf7wneO33aH9Pfz4H+Ph+f8fuswlni46FxP8AVo7iGt5JosZqLIDg927gO3wCB/IzSBDhO36nHMJ7KNGhQ3yn3k2UGJHixIILT1lcuPEhQXgNT43c2FAhxYYuTQrk6JAgyIs233nCqTNnToH4Fi4</text:p>
      <text:p text:style-name="Standard">MWVDgTaI7McrMGPNk0pYJY5JsqdIkQ4wjMf+GvJnRI1elXpOOhPh1LNJ3VIH+vFhQLUaaQoFyHai1bU26dm1GLIvUoESaB9U6jfqQb8yfZoEePLy08MKnLgvz3ImvJ06FlAV6smzRU794/T6D/uzZc+jSoEd3To06NOrWqlObFv3aNe3ZtknHzq17d+zarnmX9r1bOPHbxnGzPn3ctmzkwIcvL/7cdHHn069Hz/4bO/fn1V93Dy9+PPny3L+j164+PXv15puvz949vXj649vjjy/8fnzs9qHnl997AxJYYH3yeacfc7oJ2JuCsiUXoHEGliehhQa6dJFRA2WG2WN3tZXYRR2+9KFjP/l0ElJ9sbjiTCDBZdhAKLr/FBRcXcn0GEpsyfXijXLZtRaIahmW0GWKcWWYjCNWFhllOWl4GEiJyTijjXZVmeRcQgIJJItnDWXiSo0pRVCWVpqJVoxosolQVkdFZqRLT7IE52RHFbZYiXomRNBffbJF2FoC5cVlW2nRtKKLNfloU1YcDfnjR4l6SWlDnMHnnHS8rXZdbRRGqGCDwP2X26egmgoebOcFJ6qq/LWX4IWnGjirq/O5aquuufI6Kqq/AhuqhKjG6umDxvoa7HvD+uceshMq2+qu0/ZabbGkImjefuHRyip8xFpbbbQMhhtPWyZpeCeQaYXEZ1uUVTrXTVDqxJCMKS7FFUxjQYoXvx0F/3WTnxr5adZXH6pEqIktxvsunJUdVOWSHhkVJZNOShYZTBnj+didmGkWcY1bybvojWOF9W9TKANWo5KWsgUjlm1aWZejJd/cL1WCzTRol4E9xXONQ9PIkGP5UuyxhzzdybSHcjrWk7qYaroqgNBmulyq1FoX7XfNbittuVgrl/WmnWrL64Fhg8r1uFs7+7bcc+Pqtt1js02e23Vny+rXsOIduN79TVcq3HejTbfi4/6N7YVXG65csVVTu/jhgef9XoYrsfXkhzaf69aRS22c2J+MSmTRi6ozTPO9h0kaF+tOGdyzYanzKGNWb+Fc5JwKlR67wxiTSO9S6dp4ZqJE/v94M8x+sZiY0Svla1jKfV4p/Jo36k4QvSARb9nvT8/5cJxi8lknUDv/ReafKq7bVpdZ5bXjixXhfBXoSWZ/EaKV/g8nmPqW2V5Frq5BzmptwxzZEpg56izIa6pCIKfExqwKHeuAggMX4iL4rA6CkIGVsxwJCyeuBUbOgX1zXAZLaMJkyWqFKkwc40RowxBeq4KbSlu3wGbAZhGQQjiUody4FqIjZkYutzuiwoxCIiU6Tyt3mlLSGlMw6enoeiRbFEeuxyaBIQRgOmrKwtIHFazE7C5NW6PUstclzmHFieZrGsRW4qQ16klqnlufXEbyppz15YsrA4tGCknIQZZkaHD/IVIavXSml0UqinRJil5I4sceKfEk+4IKJ4eGRXyZSCFWXArxHkY+Ep2SQwpcpYPYlkIb0q1xMeyhsBgIwQJui4aAu6APaUmguykuhy4c5tuGaMwT8nBsfNuh34j4wRuqbZfOvNwDa9lBYmJzWdO04K00+MoGUU6Z2DymLgckpc1xSHyOKZmIdOKuPA1MUSTDn8l4lKagIA2SJ8vRJmXWRzDec0toBFEe6+QY2U0qfHSKklFSpLwvym97W+Idiuxnk09S70PuA9hD46I9j55MJ/Nqkjs/VkdUcgxj8ISJQcfEpj8FkCl9hF9EY7bE6OE0khx5E0gRipVMBumnAsza/zaDOEtWFuiYLyyq1pS1HQpCx5otxOAruWkrYJFzmdDMKlcbmM1hXhWFcTuqLFkozK9CEIZmbeozyxmsrsLVlmT14OB8OdcDGTWpW2UqVjEXonapS35vCh66TIooeb0piZ5E01mWoiRCqUwrWmyKxARW0ZYYzaJSyaLSRra7hl3MTiI7me+KEpI7Mk2l5cuMajfmuQ1ZcXY4W1Gh0pSRlHgFt13M7UQUQqMUBfR5leqpmWYrxbGoDpNiocnOwtjJhFlyRsCFXWc3ZiVSplS07tyuSYpXkAE2s1vflGsR+So5r1pVnMnBJbTcqlVeznU7tSJvLMeK1vv+cq9xPeva1P/bVvTGl67h1e9UB8zMtR5YqsDEL4MRLGBqFljBbE3v2SgcTWJ2FVibg+1rNzeXdlKGpe6SJ/761ah+qemeJRLeknLEydyx6KFSBG0dsdtERV4ptKw96V8b+qNH0qWjIPpfclOW3OvWiaVkCstHaeZGFQuJSSNVrR7LF7WUmvSdGeXeyNo3sPdVBKiNfNRFc5q/FnXvnlVqZFDZwg/O8FdsvURqfoe41ASnFcB1XhVUySXhqnKLcA6G73yz+t/9ElipDS5hWIUo6ABXE8JlXTShB/1gB9cX0Zq+sA4nXNdLYzrQed1zXEmIuCNGSbFpjFLwRiTKSNolMY1FjHSpm9n/QeKOi5oV402XTJKB9FMspJOpnnq96iCntmNOjmjFNrfjUsZJfM++U/D2GNEqblFekFpkyrodWVzrCdgu7Z7/atprIC/vjwO97TzT0k+P/BowQqOIoExHa3GPuGDJhvZ2i1enhYL3zh4c797mNukZ0tnCj2sVe0/lXgN3E+LyHdCCLXfwRWNc4JsutTZHOOdIdxrPh060eSWt51Y++rwhzDjLVX7yP9tX4QAGp8zVanGS99mcCblIYTl0GFT+EbBAQik8IWuVMi+KdZPMNUizhLQ2kdvFhLFn6zy6vyCHdthEfzWUwWenhXoMeVDmX5BkHORMAi16tL6x9KYOkScT/3fZzbPL98xnZR5j99lHIWxGsXij9x3KuT3iy4wYCe/lvciPLbKZbGOHbpmt+nZFolrM5fzfvtoZ0j9EOcipymdRu9zm/QV06DldaJxrHPUbh2XLM216Upc84prv/FcrHXJPX768q9995Tn/8pGPPuEVHDXFVb953YsQ1eV7Y1HExKR2gg6M9g7T66bHlRcLu5BLn2xH1ixYpvx6jGVaTHT9LlBJ6t1pKXYLQ+oiR9SacrUkvYw6Bcu8qlhU3f7qWVy+ze6V6RaSUIX6qBjkLVGUsRislVn2LVe8vRhz/cy8zZv13NueaJT30JFCdUyVXZmH4MR7KRDBbRDy0R7Mjf8coeHG5Ajfx8mexK1goBXczYlc69FgwxkfxyXTroCgXVnaxO3gDYLa7B2fN/UegdUgxl1cntmeDdoVzcGc6AUT6o3LhkWUdx0PQYlO3ymNmd2PmdUT3F1R3C2STLBEXyxJ/fSUuiFgslWbFvodmuiYZHgIQx2R3PXfW6zJ1VkSz3zJ2nXWRmHW9giimoXUXNRd+tVfh3UXG3WMlo3dvaQFoIiEA57EAdZU4ZEYTukfbV2JPrEJ7ywPJnIInBXhEEIY5u1V6vFg6a2iNEGIt7BiynlenMUiFHYcyZ0gEPLeEh6hoy2cL5aiEgZjzf1eNvGiyfkg8NXQLuqiLCLjC6r/ojTlnJ+Z4iwan6ltVeikS07Mj6M0kUJ4HfRhHT5RjO8gGb5VSdBw3+qwjLDZCEB1kZ+4nf0gTFR03UAdFt3N33aRnSXu3F/pGCOqH8jsm5iomqXU2hdGH6RkiSG1o/854oqFFPOFIpelWxQxoFdUEmTxX7xdVu3IVMIUzDmKycYgCr/xG8io5N0lUcDdXuKIoMcVU+zN4DOeVQoSzsOxoC2+ZDXCIH0Z3DD2IoMxIw5aY6Plok4SYQkuZTMm404WYy2+3MoNJX4lITHWpM05oVTyJAka4dts2FtwoIfFWqJsHfYh3Zd44RZJioxY1/oBhWa9RCBBz7V5X10MXfzZ/1gowWUcnk9m0GGUCFlc2uUiBQnQ1I7aIVm+XRbBwOVg/ti67c4h7uNK+lveZWCNiQlk4p+XOZe70ZRNUaRadqFOucwj9o8lglHnkGJWQmPpoSJV9qBPRtin4SSuPGHszWYJ6qBT4SJUFqVTCmVVHmVt5iBNGqfvkV7ttaAQTuMzSlBwSudrXiVUBt9zOgjx3aJRuh4IKR/IjCb6nNarlQxcTJ+tLRaViN9uoRhEGmag5Mitjd8YQRm7rOY4FiSJdJSbBdn7CSQdQcYcDZvhvZE5WlQkXUVAgdtDBqAj1onEiNnz+NP6HZeusSfuAMqL3Y6XIWaHUqAVGU1LTdnXCf9ov5WId31ggOUmBVXcTNakMD7lbsYcTtqHUkYjLQoh7MWgV74ocTLndCracSLljdKmTb6mkSKabSInjnLl6/moC1Vnk7pmnG0lEyZnd36l3JwTh5UPS1UoiFkgIR1dJnYh/cQYXIbhsr1MmbxbV6BhT11d+m1XgIrYaeYYluVEdzFRHQ6m5NkTRF0USL4dJaGEH94YIP4aunkUZPaOlA2PHJYUB0pbZkpNuEXmPb1PSBQJJdoOgQoFmdUTGs6YwkDd+qlmr8XPm22TjcLmrwRpT7Zic7rikZaNlOKeki6nrTKlkEKTCwKpcO7qk/rqcP5grK5okeoqsmKYrMJqECL/HKtKI7BKK1NGaTReJ39oJ68amgzqF0DaESbmI9s5DPYIlNPJY1UkkvVdkUMmhZleaHwqCTyKUdCAxcJkie6cH4ik5CASCVG0C1bAHyJipkqRp3CJRI8s3h8xZFy+K0TS47AdjTyO1qRQ5HBBaM3cRfatY6CWxbbthfxAVyfRDrqKm5tonT7mZ3ZZJpJ4zim4JIyGYO+16DLealNCK1auEI06y80+qzMmJa3arH8FZbUK67L+qmwW5y/+LHbCrLEG7erhas0iqbLObNFiY49a6ZT6bJUCJaNJoeJQYefcXbM130kmGXJx4Y7IU9L9aYo9nfbM53IVl4+kmBQtDcfk/xH6oKnXyekcfg7XfZRl1S0nduiBhh++8aV03VaTpSGgwhpgPuqOrexK3m0pwRNnIkYkvlHtaG5HGqy/0FZaBtWHdNR+SujhoUhrBuHNOu21Vu3UymiMAs4rAlGytq5zOmvTEmvS9iqRHu20KqvVxq7U8u7tdqXtAq3XHu+xum7uRuvvbprv6mjyFhBeBS9wZmkUktN3VkZ4usvzVeT6nSeYuAypJk1GEuqieNvbESaPuKN8Mlm+5M57auqQUKpJNa7MNJt/7huAyp/ejZZoCtVIah/OeCyO7JpusWtHfGP6qGtDHiAolhua4OvSAeD/BWqR0WW8Cd5GEMYH21v1If+MZEwZpe6jFc6piaaoyTGvcoYLlhov8fbstejs3/Ds0/qs9N4wzh6jb2Kt8EIp8GaYtjpps8quEV8vD1/j80Zl1l7vjgLx4hDtkCoxix5LOPWm0f7m4sBRz0VqRjEez5kl9SxwmeJUaS4gQD3ZQTXdGD7s1DEsXp6Jo9CJ5f5bRllXmuWl5YoU8PBpAp6d64xfoaZdicVF0QEuGQ0i4xqXPtKxdnVYiNnd+byhJ94r4LmvAxJeALFZWprY1fkO+VKwIJZbKX8qa54c6zovE0MxDivl8tYu09aqEwfr8B6xKzdx8fYuEkOvEEdx8Snt9AYrLPewMTLrDFPvlTZvL3P/Jy4D8yrDrPXuMO5eE7dur8UsnwTrraulSKBwGfaEcLpeIEOsb7ZtbEvcpZnkyG8dDJj86Zq2mb6WaF/WWvPxLYlqzP8ehWFW7HUhbKNkrNpa3YIStBvuyas9nffFD+QV5p1a1DnPk3KlDibJT+GKbEIWzG89zLyYcMqm0l62JAvb6tQyqVgNswzjcqzUMIJMs+6WNDLfMkwXMY9C8y/DsC8jrS6/NM4ucxIfazNjb0z/NPXKpE0PLUrTcirXJte28tVuseWErfeM7SaCKa7pjxl/Mho1INxR4BtKlIuBX8DQbYyElp7yMSm1FPbA6QnzWGACridi7P2lCXsKKiEb/y5Gucu9KAVclyrZRd8muhpHU1ki/lsGAijmbo9PDMYA01vHdrLkQVEXlthNnMnbphmQeSplV6Hq9pkqCzUrjyAvvyAsxzJuIu9n63BNV7GLfi0147QvG3XUkrYtD2sMz7ZT73QLF2suuzYzp2KObqdP83attrRo5/RRc5U2futC/6tjoAs/Opm5ugnJuoRGj1JkWXAZH26U6bVKkPP/8TNcz5ga+eXHXOwS0Yg3Ri4+ewz8yfUlbi7+KZ5kbsU7HtK36a242psoQzZ8B3JbOqwWbWRYY5Km0tugzltGj+RqrdEjo6QpmdSRVNkKx6JurzbR6tUP22BPj8pK51Iyu/90Dvc2Ue+yNSN1bLO2bxc1Eef2SP+khrsw78l2Lt92aKN4dJ44FQ+1FavgjuvmW7V2CYVl59Qf2f6VEj14ZAS2SJEwk7savXBmQj9m3E50XXrzQiRb5ZJUnUqyZRPmvhoPOBLN2E3K/Mon0AhKyliFoY5zYgai40lK9CngFK03CluhtLF1ikHSvYIoB1MMp3YypZBZ45mh2465msKhhPqj6l4NC8Zmics0bcuyD9Eutvg4ao/4pIc4ps/4cRv3azPjjb84MrF4TRPzMd9XMfP0qGN4UIM6EErvM3N6q5p2cct0NUuxLnLvQVbK99bRJ7rOear10ChZSTAoIBX0HTL/T3yuJ11+hJDlqyHer3qihZu9yfvhs3lruRobCpulK8non8e22AKXc/A0cGfZG3AptFCVckOjCUFHVnJp8ExobkVL4CZVtyK9Gr+NaMDGX5W51u+4rIRZ+KX/eKnLMowbfN54+ILY+mmr9oUDracj98GLeoa/OsV3uojHeMQ78cZHL2hjeo039cWfHrWS+qZfGlPbuPI+tQttaRWOT4bsTpTs8STTOb1ALtM4amjp+d/Z6aVSOf8hLB7qGx7hqUGmtaIG5F8295HbYUW+zr7Er2D0U/20nZ6Y5Jd1n0XGuQJGCuT65cx3GEFutBh6vT9XkvsMyiazu4RK9kXpcSKp//Xc6zFDD5dQqWpn0+rt7vaKw+6nP/zlVDo1JrXfC75wr7oPB/nSZrxwmryr56rk17apozpaqXrBO/7gk/TjZ56MyrpwI/4rcr7KazyO75e3ykmEUpGehKNPERf2zNr1ne/c+h+ZXSiTBcy1xWNmzXd4d91njePFZGbdv2PBmFZ592/erRtpRegh/7Nx7VS1wztYF90IwxM563mg5/2V0OtDOyT3DbjH+jliTsVgnKebKD/KTjIkT/UeDVDYxKTQoj6Nn7jpO2PDdwrnZzGrKzNA9BMYrx9BgwURHlSYkOFCggIhRpQ4kWJFixEdNtR4kWNHjx9BhhQ5UmJGkxpPpv9EuVJlS5YbSV50OTMkzZg2Y76kuVPnypw9F9YEyvDmUJ4/kSZVunToR54ZZRpFWPEpxIdWpbpkqrRqV6Jblb7j9+6UWLLv0HrCN9aT2bFl4Z4di7ZsW7vv7qq9W/dsW75+8Z49ha/tXLSHEaPFd3isYcWJE5+Cd4ofZbOTK79bTDfzYMSN8RIOzDZwXrdmC592nHjx39KjRZdtjE/2Y9uQ6ZLd/A6easq/e1dubFn4b7Jjd88G3fvzb+GIN+8+HF03XNqCr8fVHjiu3tek2a4NPba3acBlcadn/Vmz5euKnx8Xi/5s+8P04XbGjN4wdcZmNZsOOgERQ++61t6rDy//T6ay6CqnYAILK6+O8ginqCqUEKoGHSwpqwi5+vDBpLSSkCIKRfyKJBRZTLHFF0E0UcYZMXIxxqVKhDBDC1OkUcMeRbowyA9phNFIG49UiUclQ9xwJCeHHIhDsJIE0scOq+xKri3Vyo2u65TjrS/xbpNOQMOQMyu5w4LLDbg3K9uvM7LkdM7O1QRr7rnFhpvTMwHLMvOx7b7UTjS7DgVQut3oewvMvl5DVNLTzsvTP/zugww5O7PL800Cj7tT1OdAK/W0NvkRL1W02kzvz1czNdC2VPsc1dbiKqNtLuKMa29TzeKcr09h1QRQMcDMC826ZJkVDbzRUBOzSwalhErI/xqrvHKiHJf0aUUkb8SqWpgOwhHcEZ88V0d1odT2RCvdjVdeLNmtN8uXfjyyWybT5bZfewH+aceOqioq23kRjpdfjlrEUCqqiJzy4ITfvfckijsS67re/kxNLdC2k20z1/JKFNnrkFWWuy1XVY818tTbbeQ4LQuuV8WMa1TVSKP17i5apd0Z6ABxG6xZ0gYD2ViimY7sPVQ1xpVXm6nOeTVTW2XsztsGjMxT7EL+utJJP4bWY0pfI1Rm2/xrmk/OvtR61+Ey9fK97DqLT2PcNgMN1LW5DlTBuLxcUMomVTTR4nAr7ongiPMlNypsbdzKK8sdv3Lxhb/dHGDPC8ZY9P/HYZTRX4evZRje0fd9eMjT100dc9A/r33gbTMn0dt/y/12XNNtd51i2nfasra2Co8LaKVTA3w9Vv+Dnr23c81P1Dr9LA5758wknE/JLEOL1rBv+7Prr93Mk2xnzx8ZvjzfCq1ZRJUm3+vkX+Ys5+oEK87tW+EkJpgNUDVRO4349tY1A+FnMdkxE9S2JzUJ2kk+uhIWfnYlPl6RZ4PGYg7KUCa/tEHKPCZ7TXlQoyr2IY9a4wod7iamsNy1Liidq5fqXNig3umuYTkpXewCNjoUsY6IkSNe8IZIpSDSkHGkmyHvkFg5HwqPiZwDyb2KmEWkWLFxl6OX7IA0ohiy7oj/O9QiRMxSG/qULTWpChmZSFgaE6aML3WJzcqo1zVB9c1Ygmra1moVmTktTzwlI00JTdXGncWMZN9ZmdKYc76iyWc5brnTWmqWSf+FbzNQm81jJPg8QYWNlJ0ylF9C6LNohedZhzSlglwWs+iFT1bBotN8AgQr/IGPktFbFGPE47znDeo+7mOg+BiELhua0YhRBOLFVHc7c0FTmRID1+wghzguYrOM04xiN494xizqS3FNcSIYIfZCcXaRis/c3evaqURwfpOe53znFNt1xSbiMHHcpGc+5TXPlpyFYxpD3llawzIBjmkuwlxbmlp2tb7tD4BSE8z2sDcg67DJObP8/9qlCCQdQxVKfYdKVENBpRsExqWgZBOhdwxjHbURE3+J2dQmv0ZBAlWUOAX0pNAuYyy/jbJug6tPHpdnp/0sFU4UpOX4MgM3hJKqg5gR00oh1UhEdSdSc3Tk2UDDRrJQK4kwXKIMt5nOe+qTnPysITPxec24ltWdPRSdXdeZ12j+k6/q9OYP2brWuu7TngLF11yfuFd0KvaGenWsWgEK2WyaFYyhE+NZydjXKeU1jRpb4yrFE7aY8oxZWeWOSfmyppbJkk1LS+l0tmazqN5nMuMpoGkOyTMCttEtfszU0VbWpto0jbj3CZapoNpRqtaqtuH7z/JcS7M9yVKm/DPUG/+3oxauGtK2ZwvOHe3n21i29pawtKoFZ7tAnMUqqjADliQR2B++SVJwDMQUsFooMMJuka+DrSHqzNnMDaHrsnTl4WT5u9gEa7aaBmPwg8f42IA2VsCH/WKAq5hYx3pRKLDLMDSBZ1gRyxXAIHbwf+EJVwj9rpwjviuEgWK8FMYNfgt1VGEcCio0Behq+sse+LQnqv7xFKXpk5tkIHPdSQLOmEcN2/raEkmmuQ96yotjabsUK/R5LaFdZk+omuspXfEyyUGWrgGRi+beIpePq2UaphBk5FLtLIIAZKp8KHkzWmpwWMs1lnZNq0rvbPelcuSux3Z2NryQmHJtRauFP4z/WLy6VYeblfTqUizFTE86YYCVsIRHHGpLH9jT/j0xpKEoahSnGtWM9XBh1fVpWWu4xBimrK0n5LoCU5iI85S1mNR4GLHWDzujxbIc7VhHEQ73fXgSb1BfWz5cWTJXBZo2dKWL5AkKh849HZrL7JgspPVWZMMk2vee0yZUBdDPFkXyZ+gc3a1xTcukzOm9la1Vg64SWvGzN2T80zZNSVVwxDoOJtdbU7y1GZjmhpkffUtllVpq4p7IL2KL1N9Iq9hD0tTmYR+0aw5/XMGbpvWCuylPGKsawbP2kaP9mdZGn5ydJdfiyE3NcVjLnNQr9znOa97qwK566KPmEYsrnHKM/7HcJHIBk2iSt7E1Q6rIUx44AsUnneptcszb/pT1vM5t6MRlonprMuHupx5Cic1kJw</text:p>
      <text:p text:style-name="Standard">V4gXhc4794FTDEfGOSi0qf94XKT57y39puVUCgfZfNWBMqmX55TCfLh/BBNTORncocbffKgvWx6nE1uTeKNtfreGvq45dbSLSRZtEGxuK8Xh10nbua0UevdINZ7VeTy77oBu40r11+Rqb7POmarv1+O07znf+8n7MX7IVTX2tO5173Qmf9q2kfxuCXWogPdnln45eWFBLbyvYpYclQeTLXvI09Vdfjc4krcL4TB5OzbQ2u4m3m+TCVVAJk/2r2qBvgAgZowzXTQy+okkrlkv8wr2ryhmkEsFiAZWv+D2ysC99eKbs6Rdy6a9/SxN5kZbzYZjrmpnB446lwCX8Syk12LJLwxKZc6+3wzj4wRZcI4+KWKeNoJ+eMbuaS79Ko6XByDej0K/pOzeY6zPp6b/dYjvncBeaYwuNUD/h2MJ42DNOGj+hoUAqTkPiIENdujedg7QenCOlUzrBe7AoVQsbCg8aszFT4Ik3orWkMwwStzXrCTKkAqDpAb96IBu0C8I8+ymnSI6HQjtBcKjW4RuLcyOn0bS8mjqSq69yMygMRqOsGg5T8p8wACajSLEzmrJLiS0AYhcoSRLlOhdqu5/OEzD2mBoNGMN06qP5CxfP/wKyphqxOMIpYwirR9q30oDDCNEf4po8Js7D1VizX/sr3Yq/lgtD2EEYXjXDprJD4hhAKn88XgVCyrrAHsRD5eJEaY20Z10kLf1F2os+yenH5mFHprq8QOWYzwKqzIpGgfou0ukrZTmbHkgOOzA0xssZlRkZORFGkrs3GACnw1q1V1O/NuupnVEZp1NDqHA84BC8Aq0qTfqPy0C9M9ATIFAjfxAwDxUZ9uupZFC1WIlAFNfDLaCk5QLC27KOm6BD9si5mQKMBXWW9/nDxkMkaVw8Ha2cKN84XjS8HQw4YcdIJdfIGf28GW6wZxbD4uDHmiLEKp5Eol9Abxwkalc8n/20wG4tSKbkyJ40x07iwKLzQKc3x9pZyDION9D5RNwzPjuTrtfjoETUvVNbvongqDsOuo5ymlhwSUF5Jo+Bryw7xI4urmLAq2EqrHfVOI1dwLc/Ex6pLO2gmcPgR2xaq8S5RhWIyqPzoviyPezKzDieI/iKxAycRz/gjIsenVXjJetbP3V7TVmQrFHEMJMfKKpFwF6kyh6gwCq3ycWpkGHnwKL/yGH/zCDGrKcOwKzXrGX0QGyMLOpmSOItwK3tzKo/PN4dTOcsxO6XzWsIxYkRuG4vI14wQ+xQE0bhvS3ID/AxtZQCN/4qlx/DvHofq/GDrH08TMtMso7LtzJTDPf/+ht7m7tC2JB3fkmiQCxQHqP0w8vI2yGoeExMR0A7ThyOx6wGzyyMnhTTKI7QAZSOPSgUL0iQlrzkkz2bqxjH7B/3IbwMRSMqoq94WzzMXLQa98ieTUxujswmNEkfNqVzIkQt/lCdNzDqDJ8SY8yy50zmlEuW0kjedbxyvMa+28zunUzuxUkeZ1MWisUeNE0jFMkuh1DyHZ0lZwh1F5qBa0ICECzbgUlPiEpdcE8gUczRLcf3qzDH8EEU5iUbpoxPBrVM049g6dL4Kx986K1nCJjoic0TzLlO0ji72A9/2E2fSTTUsUVMvceqgJ0FzYwTzrP4sMy/zsrkkj4OqDTX/WWUVV9FXZEo/bMXz/hMjuY1CeYuN1iKZnhT3tKVIo5RKkVEonBRYv7E4uXRKH436mvRMuzRJv5A8qZNMeZRar7I6idQ7j/VIp/VKm3XCuFVLucjjxDErh9VZm5MbsS9Bhg1Et6Nlwg0etwo++waOZHQzA5OPZLQP+TNqJvIN62/drk02faN9zM1oCg3RyuJNV6seCUg/fWNgh0O2cuZegUpGM4omIfBRMdCUfgz+bHMlATVPShI/AWTP5AZuVHLi4KxFPzV61MNv3AbuLhQ73ETiTgEGfRMq66knYc9Hg9U4KyQ3s3U3fTZot9WZkvJZd+9be+5cy1RZk/Y6zRVp/7tTCbE0R7ETTKOWaZ3xS7dUG01uTLW2GMPpatHUIcgwNEK1xuYsDflVxxqOovImZyBxTyVTNjtKpEZ02sZOzFhjMUHKyrCs7U6QptjRs3jm30Z2MUVWl0AJMkVUp2yDQcVD3R7S8B52PhVQY0OVqqzKk+yPNElzglCTYmnLS9pt8vyGbsHOTvEy8Eh16nLVAsmqSoEWa5U0XLG0aI8zGMmyV8E2Ko+Wan91R50W9dK2Z3mWWYe3BrP2ablyKI32Oa/1KZNXeXn3eqHvGss1d7EXbZGyKYGts7SvlRyo+1IpYUcI0HYMoia0ZF+WEddQqURx7AC0IQFUdufyl9awPf9N6mfuaDaYrZMEz0Exd4DsdGJp0U7xrNls7EwsFENzKn010m4Bafsasd7+smR9a1VQFt3gJqo+EWctKI/eS7w+Se2KiWNbOO94dVpJDlrFtXihl3rF01eB1Fifl3ir1nN2d3mrMXuR1IdtWGilFnx52CyRdWtvOHqNF4e91ku511oH6/fI9ol9d3yZeIoLwhBvsUYfEm7VD3Aiynpc0aleUWru7HXDbqcS0W/hTjEnqTA90pUKVxBZOOuszDWUzHtqFg8j1RE1D6dCZhJF6vI2VQAX+YDf92//sE8cNAGXYxRNVUJHtb5+5QP77FXpsk69bsiyjWoyV4NZKTBuFHf/ldhqu9aKV3mLm1ifilVbe5iVa7lsZ0QZifh4vZhoW9l6nfhnqxWXoVgIYRmXgXmYw3eXdZOWp1b4POx7pRRqk9GYlRM910j01nNh39FQIUUuZdbNvo0ky+/Z8JdBKa9fPSm25DBTE04mCfQ9YSoh0VO14s+R2GxSUMhDR0hAY1RTL9KWAtm6RrKUDvlOvU1aDFNBECRDo60w/WNXJA8lbyoEbRKhXNaAsI5++QSOuoeDlczIpgoXe/KXkfeZhfl3jzlzfNlIXdmllxgMl1aImZOZd3iZVzqlf5gJh7Q8VVpYw/anc5qmy1KZozjSmCiLdfqmzxZde/mL05JtMdo6/xo0fsqGJAHwk/2E81xXNLsadgNoL/Fxb2FrD+9QH10jtww1mNSOj/oY2TSyEx+1MesLlMhEjQ96VQH2njs1TBIYoA/o3ji5gWf3YSGvziovQo1LdTPvVtmPTrQDVW1FlJWLMhbZFmcjNeqihR5ie3faaGf4qKdZi4NZeKMkeJd4tHW3iF86iHvapl2bqHU4tIVatVvbtpe6hosaiT0bpW97lb0Vtp/RbFXZto1acj47lpdV45pVcdPxfPvt3oyN7kbog0oQZqmnRG8ja8x5jS1pZft1QSV2VOA4xwLnICuwNhB0VkqZfh5SlWxz3PIDOjJRUfhMLwfahem4Y+v0lv8Gz3wHh28Zd0D/1yQ3eQE7cGVbtgUfeaPTA18X+o/3MJKFrdJ6V3p1GaiNN5mZOodfG6aj9cOLuaWlWLapWLhtOLWruGxXG7dtGVxNW8N/28VFu8OfuqlHvHm1lWshZix13Ey72MQbYm3Z9IXTDGEblsBbVasRui7deA6ffNv0UO/k+OwShGYDTvsQ8vvg0fxoNnGtemUkfI4dUKNwdhNviqLA5jQdNWAdj1NLmZL/o6AOef7sXHtCcQDxlo2/DoQDyVcYezbbTX+GLDYnszRBM6HrO6wMKMumRVxoWcSF0ydBG7iV+7Rp24idF8Nf3KQ5HMUzXciDe6grvbifedL/sZW3ndnSazy5Px3UTZq4i5R3pXknq3K3uRObha2QdiYy4YhkqHuj4RdNpCMfGRIF3QxGMbWjUDc/QXEgHTKUpyxQ4/YO227LpS5+xPlyaZN9LBO3YAPHIrPINvdq5q2hL3hjNXTI3iPNHreobvbu5NePOhCjDW7yBrlGI+m7pEfZZXaXCtpmSba9ctbCkxbVT9rVUzyXg0jSj/jHhVLVT2+Wb1xpYf2WTT1Zo7jFpfWxOF7hSf3lRH16MR7he5PH38XHTZ65g7zi40FNw7hNRRduWSuX6vaTmXyr7WwiXxejnEvLeAwjxVqQCfk/wN09gSul4ixxW0plBhwCyyfh/3qpdQ3ZuopjlAr7zX+q3H3K6HMKQlU1D0WXYke5nUtxbhx0sT+TgVWR6vPW0Lu6/dQMMxeKt0RGNji7CXV71SEemZP4uD8+XUKdeDfd0/+e4jP+4kvc5WNc1hv/4JN15UVN40mbxmechhU/tom546OxtHtnPB2el9M1e9f1s/Y5ca0soQRNt+LuRTeT3K+q5jexwAFW2y5IkGz1VNg52xJxZCLutQZz3BSSvTVXjhadMENyvzH2zRdS/gC1oANewm/GTbnMqByVMQv891PYss3LFOlGBI1KQMPZjhfq3SnYe+AiVekihjer1D0/4ll94TVfrqiZ8nN771U8/guftf8Zf+IzHyD6CRzYL17BgwYTIlyosOFBghAjSpzosCLDhxMFWtyYMSLHjws7ihxJsiRBkA5NarxoUeVJljANunSJMqbNmjhv6szJE2PHnjMp7hyZMqjMkEGJDu0JNKnTl0yXSo1a8d2pd/ysYn3nCd87re/wXb2aNSs8rGK5ov0a9qtXtl7H8pM7Ft5YsXOtzs1Ld65dv6f2Bh5r9e9gwYjhfr3LNvHbxVoJKwbL9uvZrJ7UZsbMFV/mz5o7b3Zb+fHVr1lPpU0dmrBq120hv45Mmu1prfj8bjW7WDBt175jL/67O/fu45ePl3132fjyrF67ZgZ+GGtg62WrP2e++7D/d8Tfvevtjf32date9+a+vhc7d72u7cIH7Fuue37OlevHP/prZv/+DXSUQkpR5dNTM3GkEkhJGagggiId5ZSDSNE01UUQCmVghg1e+CCHIIYoYoEelkjhiRiOaCJMTzG4oE4coiijTUYN9WJTCa74oYo89pihizeuGGRLUEm1UpEz+pjjjDkp6aRI3JFF2WijnTUbYVlBBtqWnm11FmpsfXkcao9xl6VwlZWG1plpxmaaYc8NJtx3zjn3nXWG0SZcWmg+VqZtXW7ZGWarbXWVmGAmtx1o+G13lqD8GWrbb1m+td1ypIHH5pW/oQeba2l96imbY5Zmnlu3yeapnn++//VnbZVleV6q7Y2XF2RhnZrreGSeeWarxZ36aairztbbafIZ5wlGEgKJIJM2aghjhBfyCG1RG4IY1Y86pthit9uGeC245I5L5JPoPlvugTGWSFKT73abLrc4kujskNFau665+/Zr77QQwkuthBauRLC4/YY7L5IJN4ySVviR1eWuql6qVVekTkbpa3zxBd981GkaXmTgwVldmpKFlRjKne6ZqnKBqsWZoFx+ZpzGb93G2qEXdykqY6h2mmrOtmVnMcjFjipnmnixt19+zxmnKMzLXWVzXYMRp1579Hmpn8ki0+edfKd8eZ1hOZuNGntsX+Z0YdTBLTJY7U1t935qqf8M8cXLHsmuRCguLCCLJd1r0rhPHoxvtjUyLiKFgjMMeeSUK8nv5f6qCO23hmdUU7uYB95h555X23jmlaeuOY0WTl44wOESjLjqkjtcIe09SsoagIRW3amYVgca83ZgFm+mW78eB6zGpcLaZtN1l2dq147eWR+xag6tZptaajZ8ZzyzRurdjYZmMaGMdrYY0VfiVxn5aYINF6g/C20/bFs9lvGkcU1aGaf42x7TuKc/8vBpbbJqlGrWhyvK2AdMldpfrCZ2vwpKhmwJZMuyBmQwwgXMdueS1o5EmK/HgXBw9fqgwka3LhWesCgmDN0LZwhD3NFudghb4cBY9y8d2rD/dD4EXAkXB7DVyfCINLwdCUm3pCJSq0Md1BcSR7iwKSYxIXuTUlcYGJk68cZqa3FeF7EGn6aRrC93CU/YrgS2sZ1nfrhB4BsBlUbuXSU9UAsNlWJWM9FsBU3/sxRtWAOa+t2mf3VcoKkQiB2oxaU+QgOMxrRzvPJF7Xxes6RawDidNhqtkYmxmNvW6EnxXAcv0suVrBhZt7Ox55Fp7Jgbb6WX/EyNN8tpjvg0+JYt9u1vSzSd4JhYOwKdLknoUly8RMfCILrQmclE3Q+nebgrWvNzRiQX55wYzBpu04opbB0Pe8jN1+GQmug0pwer6bplwih2EDnnDa+ZTh6hhWeK/6TScURVKU6aL49gSk9jwkgqTDGvTAKVIPOy5rTg5CyUyqGTx0AFK0XijHvoodmgNhmsMCY0jzMrzqLMF0dhkSxNuVReY+g0KUMSC4BJI8xbxPQqP+mKMogcI04HiNFXmW2VbakV24LWQGFF8I9IdV6Xdvabl94vgQu81Vw2iMJxTsia7gxhN62qrRl2EJugE+ZVN/fNJPYInPSUZz3TpdZnGomdXBViO9da1XACMa5ZHWIM08pXZP7krW6l4uqimE20GpNyhr1iFrfyHwcWajtg3J9T6fKxwYSKL2hD4xonKrbOzlFVYaqOq3Sqvb1dUo/KQm0fMcZTooFpNoTkKP/90BNIUVV0lMxp6M0YGlOktekwIM3k03Cpn0Lq0Y/py8yjGCsz4S5ntcft4wPZRsvA9C+3n+SadaF6RrndCTdlCa6iAKo+3a3ml8qUq7siB9atppecc3XSe90L2GOKda92ZWvD6Mrfr/aVr1LU5ljLSd+wJra9TSRmXfWqTrL298EE/mt8JWy7A7W1comFMId0NyVl5edKqyGadJp7WoEGtFSIGtPyYMUbntoRTl5aWtEoGScYV3Ayh8SoHaPb3K5IaZexsWQebXap1NqsqHQ8aQEdhdKynSynIDakBf30Rypv745gSYtpJhvHntZmtBBUJRfxRB754ErLJa1lmE3/vONIDUvKHIvqdGVFVf9qNcFebbAS1Ssw/J7QzusMLIPF6WA8I9FHB/7vhDXsZ2Z2FZp8xuuCIY1Ox+XVm3Dt84gSzWkBUxjBA1bwpoFJr/+mrtNH1IqV0NJYk1ossgg1JGYpS2tIqvHWZ9zsZ1e10lrVtottUu6ajjNifdpstUsVo/8kJTF/Sjk29SuTdrOrPFNG0rLZ41olh7ttJgvKnxrVJ2dmFlzeHBu5PJ7OqIZTnofiatr3eZuc4gwfw7gtViLltkGBTMH/oDfT9Z2XpotJavgKaZhEpPQOFa6u/EbzwozGHaoBXFh5hVrSWzWwogNN6AgDWtT0tXTEK43x/5B73CNm/fjBbZjhkSPIvLdh7Wgi1ql+khSX+TGerwiqmBYr+0/JAeT2oFe27tASllrLpHigzGuWvUrok0I2Z1QTXillCm/LnfmwyX2q/jH9s+PFlKW+qyo4N3W2GnOfGG267NOwj7Q6JiBKj8crWs0qO4BCsmzOFPQw/s8theQyTOk9KzPPRaB1HvSl/0xEgwu21IdWvH0HbugWVl6GiN74xB3u8os7WuOUvyuoJ31f/orc8c2UvKA3r/mSlz71j8/8fD1Pz1O3PnSLJRRk4vJYqWU0qYn8DQbJSOs8adbJJQsZQzWFY5w65u8BtAyJt45acodbeNCBFdEEiqWLyf+Wy9B3alBBSd1h/3Te16bl/4gDP02eLz80S0v8IbVRmZM4uMUW3rmvRinyBEfNyFJ+f7Ee5WNGtaYdb5RQVIM3ZOIfgiQlVvNvejZ6iRNwKjd7oudpCLd4DJeBnAd6Jyd70tR5P8R6VhRgn9dxseeBBZdwt9dwqneB3qKCGkiCJeh6KLdoJudXMviBVVR7NugUUSIpvDN9/BR1vidKjTFTA8V3c5d9cYdvbLJix6Jt/1eFZxNRHlN2tAFmL6N9OxZuzPVjEFMm7edHt8RqXehALXVSV6dJKSYYxNGGLhV80fcnySN018WGpnFjcQcsR1N0XaYe42FmbIhkbyR2U4j/Zc4Gd7M1b1JlH6gUHcwSgpGGeXiGencGgpgIcgAXei6Ygp/IeCj4gibIcUF4eSv3aK/HgitocRB2eguHip8Wg2V1iri4Zzloixw4gw/XgpMHhIhliiBUhhLTam34as3FhaKibs64Ks84HfKHbvmnbqohhkT2W7S1NnMIR7ChgJuBfyRVbOmWbHHndqlRKMFjjWfHMrYVJ0azHmnoXU/lZIBEY5VUbtSHPt4TjemmhpESUmFnJvpHja1BWj9FgIo0K4ykNeUHVZfVF/chHMRVZIq4hFaXN3kjgb24iRWYQp64izzIXprIiztIiznUipazX6l4g7mIORWngx2pi7OI/2k0eIq3iIMqWYsj2ZK294qXuJMiSYoE54MCJ4w+6RIcFnMeVjWhEmLro3UptW8DtWZIpYDPI0DDBoaKgTVb027rR2N2AmztiGWBJEBWBij71yXLRYZU94Td5kdMxlQ3ZVIcA5fEpT8stSuDV5ZNFYVql5XQ1nZl8mxRWBtT+UcM2Wv+53bmsX2RISbhdWImxX8/81KyhEplZB1rk3gU6IoVxkIlaZOQh1U6OYEmCZqiGIoj2GjE+JJJCYOrmZOfGZRAuYr9JYs86Ysz6ZGlCZu5OJrAOIq+eVa8SXto9ZOv6TC5V17CElyRRYft6GPgU51g1Ijr+I/seH1a15WUUf8eGXOEyTFzttSPzIWN3pMxhYmRi2WZQlOYk1U+uOWQ4YUpphSfMkYa+KiE7xdS5Eid+3dcvVN/G+V+jFWQ/+mIdWc05uE+AZhd25WFlVVZ2aFLiIkc+1iVN6MW3HdPWMGRwjmMChOS8dSaJKmaFsiaJAp7KSqChRabIrqcMJmSs9mbwzmUxVmTxEibKFmioCicPwqjH9mjJ3mbpMcvKFqbCJecQqqUNGclvQSQxnGEu8JaFko8SLVzaheYBImWA7QcaUmHECVJ85MY49UygrdjXLknSKhRhPJjhVJAA0luicmFe8iIlOInmBQryDdHl1mH37lilXJReXeIb4d2fxj/JnjjoA6aKYLoSv5zQEaFPEi1alxoXHB2eJB4Gh1DHlbhmZbYgyYKVzq6osSZcjl6k6G6mz2pihC3ejL6gk3Koh2ookTqoyZZqxK3Xrbqqqdpq8BpaqV6q6iZqqNmrEAamjEarNfSnMhYMeb3e2fypz0TPNc5jdlJGNgYM9qqWhjqjnrpa4c6fQGJN1zin9qZVGyqSEwVW+xoW9K5n9RFgDCDNIlEdK8CXIk5l9uGnv54fePWY+Tar8jFR2k6Z9jVoO/2kA95LJHJqUW3HfqThPqhNzq3Nw6YsSDKqscpX7yqcrSKm7Znm0I5rEr6my26ki86q/rFrMoKq7qKo8SK/6umGquHFYxGapQcG7Msy4k3SrMfm6wyCYu7yqQ9WxJLyUsDSpcY630WWRwXi5XqalBhGj9XqY3tg3xmsjQPRUmIwimy8VJg1mVhSmXgNo6mpWo9l2/mlmxitz4pg6dh+0ADNY9j93wK2peS4RVWNlpQeFBFlTPwGW2HeVqaVHd8mkHVxT9ZJheCJCbICBuYej/DBzeFMRwQCyagaqRHypKpl6QdC7OoSpMhW7NAu7K++qrIabOtd7SqqrOnSqKwK6o3m5tBa6Op+6s26rItt7Oh+7qka5ycW6Qvu6Ssay5qe4xtp7aQJTOCa4fed52yVZ3uyZ1+dBd9ZKDu+D6i5f+N6Uls1DeeaOuvztsny5aOENgaaRp+1rMmEfpJU1NvspafbbGfGVqR6WpcAUqOA2ps5ZlSyPau72ldtiIncWE26fG+9Ko1sOSGuuVzClif75GlgpSxMMcVG0uyyMqKdrXBp0u0u/rBPFuUq7q6Jyu8Nei6Knu8nuuzsyuzHky7P9u5rMejyPrCGlyyKuzCOJuyOYy6IpyaK3yCO0wSF1yEVdKOahc8mGRQX7Kh5XNiEJSWT9c80Cd8NEa/7VsbFOWH0IZQipGWZ5uN1Ok7f8uf36ueAaQr8UmRGFpQfbopFtRbNaVjKXaOkep2zKgnULd1+jgeB0SvBby8iKilxtj/W5iKnxRKWZxJwG+0ub8LujVKTj8cySZsmrUrmz5crCmcu6rrySxstEXsuzgsyZZMwqRpssFLcjx7wkHsysAayqZpyhjIyamMwjFcyZhIkrzLnOmre9vYfZoUnXtcR89ordF7kNk5f9aJbgaaYtiTwL7WpvcXsEV2rvn7v</text:p>
      <text:p text:style-name="Standard">YSqM13krmL7jS3VWVoYb0Vmr5OFNr+lG0JmuOCboNXofftLoAGbPuzMzICKsP93ShCLW/AGkQEYZhKrqEdDwcUzpUjVWP42OLQ8w6Ibe7dMyjq8gTJsuhN9yppcyhwMwqN8rLIMxDa8yRBdy688syz80Q9NwxYd0kK80T0MysNLxCqd/8sumnIsnRFDuDsEmhxUOo0SjL9stqX541FbqZVtMpnem0ihpJBd2TX5yir3mmNnxjxitMzfQ506PcFTbDGMUsV1dF2S2n/v8zVNhhh9aHYy5WJhCoVgPJh3Cq7DItUGWpG7pTZ3K2aHd2aOSUfZxxkAUj+TG0txZoCdaka5ZRmnAMmZbMuW19KonNLAy6QirdjDS7wY3dif3MO93Ls1DcO3a9IkXdmwXLQR3dgu7diS3dFIOdInfdqRndGrrcqRt6yoPSOHHCmI+DTR+XWdIo3HnMyTa70j1q1SuW3b22unVBnxN1KYRH/ALZdRyK6D1DMC3MWqNEuV5ErxSFz2mv9+pWW/+Gtu0cVH3jPGAuq8wjZiaVg+8fdmlNuYt6KZEAuhFaqY730eFBt0gqTdWaqhldJYqyY+GVzRrY2yCpbYuwvSGCbgJK3LC166JczRrbrZnp3Zox27CA7RpW3gqr1xE/6zlY3SHy7hw/rYJQzTC/3av2jiIg4RSYvEdRJ80+q8+zrBO5coVdmEbiLVS/grmaq1DFqYviHGTVc/TAPVfayW4T11+zS1eSS+jTXVfNx1QvPEYRa/QRXHvzZ42KPjcaeeC0VU3znAWba2Mx6IQGXYiluXy/vIkjLdvyeNcWNZm/oxjZxBn1qJGg7bi82aIG7aFq7ZPDzZDD7CG37/2Q5O4bG94gou6DF9yh8e2qqjm6Cb4auM2bOd2pyN4no+4ATO0JTdwsaL6P3irIILrc3LWnxZQQAqf8Sy6nCuncLTrWUe1El2t4KouQIKf0lYJ+eGrtCF6jl+vt385gfrqGEzzv08JtZGP1c4Y+ntXOa5vwW5zEkusCE16982ZUjdG/KosLS1NREb7mCqzw24qKWBpU+8cz/dtJkRHZToN32u6a7tenl+4g8e6hr957pr6RTd6UOr6EJ76Yy+6fee6Z4u6YVOcYde6RXd0BcO8Bau77JL0/Ze7z8oyhA/EB4KpUi85KAS48Pd0zduyMajN6RSxTgueE/Zvs0+b1S8/8b2gyZmyaZfLoZvejwZCdCOpG5rp1NebZeaKdDCxb1kHa90LHeAu4RD13w/7yaGOX4i/935s5iMNMhtvXsnpUXRu/LwvDGLvMiTiG1SxRW4uvAeXWCW7ekSj+kOL++DXuGfPskXLfAUv+JnT+kW3/BmH4udred4r/YBL+oz6vf+zvCumfcEP/i8TPfQ4qxgfhc4R0gb+ohddMw+83vZKt3Rfr1pmxzz6L0rNYdOfnMAaa7jC+v9sdYH1K6s7ubGwqDMpyjY7R7xy1t2SKZL7TRX2s7i7a/TiJ7zfJ7Q3rau31vA4d4Nel3wRp80rsdHxWRBFtRAfWJHBSCv1eZU1f8scD/vryjvhq6cch/3gE/iAx/ofZ/xrM34DX7g/S6q/G7asNnhIh3io4r+ucv+C67ib+/2M53o9g8Q/eK94/fuFEGD7xR6QugJX8GCByUm5IdP4UGHEB8i1FhQYcWPCt/BQ/jRokiNIlUqPKmyILyJMRPG5HeqJsSRNk+1nJnwXcuTMi/ik0jUIE+LB3+KBLpS5E6GUd9JLcjwoMarK19y3BgxIVKVQn1+7SkRJEqOaV3qvBnWqMyJPFmqBOvU49KVPJUevci07NGJaCtuJZx28MiLIHeiPEXS4Mu9So327avT4k2zcGdiBlzzMcajVqcmZPjTs82Ljqf2Yy3QdWv/2LFlu45H23Zt3Ld15+Zte/Zv2L1zzxa+G/hx5K2LLzfO3Hnz18mlB4defPrx59mhXweu3Xt139zFfycPvvx58+mZi2ff3v171ujXw48tP3py9O3L0+ePX3147rRjz77a+qvvPwIRVDDBBK97zsDvDAxwO/oYXFA3CfW70EIONzSOtYRIugqf0saaCCecQDtLs50mEs0h0Fw0SioXpyLRRqkcEi0kklBEqEe/emKsLZxgwozIrhozjCO2UDOyySMbYyuvIBdD7ETSbGTxMYIeglInICFSkkjUOkpMJ8DKejLIz8JcsqrRcsQxzjhvfLFOOTOyEc6KqOLKR9G2FJRL/y4xC8ojpdoykiAny2RMJdXMBBLSkiq9DC3TRBKtIIscWmih++L7L8MJ9/vNuuk6HI5UVlV9r0FWD7QvVgc9nI9WXHOFz1VebaUwww75E9A9U0v1tddXR5Wu2GSD1fVZaMdLDzkLje21N/9mjXbZYxXc9lsJcUNoxL30ZKjHt96qVEXDuippo5AuPesuhSali0qR1oRLXYmeRBFNporayymxtsSLMqeaoitPOuEc0StOBesSp8qcmqusoJ7SmKaV3DxsrSPxYtEoheUKsi7H5FI4Mo3dGvnHN5f0ODGEGUVUzKVYRrhFz3I67bS/wKQps59jHO3Szz5K9BRPRF211v9rPyQWw1PBozXqaknNr8JuUd21a2WvBhvrscEG9+xsuwXWw1QvlDZCtN8OG+pf6d56bbLzLvvutr3methvH/x777nP1vtws1ujaHFPycKySNLgTbPFv+402mgde8qcYakoNdNHeoc66CR/DWvSSHcXJWwjf8sUOsoo2URqL6+yAi1QfmsK8/UpCXO9xzG7SkrfoA3Nq3eYceJ8zuVppHP5PhvaKHPQJw463Zj4fcuxMaV8SjHTXBcTeIq9dGmpw1DkiWLEKJ3LoxsxOgnio/hpmrhp0dZWVqqpLTtua/lqavvDFaziFjUAJrCAhEMcAfvjrK8JboD5sxsD2TagwnX/J4MYhKACPYg3Csoma32z4NM06EAFNhBAH2QhdcQlonFpqiFp0cyK9hSzlCAEadYLyfnOYrHZcUZQbwmZmHq2sbEc7C8VE8tcRmcxKMIpTzeqilFSBC/SLUlkPjEZE1tmorKEDnLlU5ruULMxft2LTbJbY6WUOLunZCwsM8ldWmZWmOoRamA3SQrOdiZHIi6tJkQBGlyEaBCYtIloZokXoxCZmos0DVsV1FsEVyjCuoFQhYALl7cGh6xPlvCSWhPlJks5yhYGTm2dRGHV+EZJqaXSlRvEjtXk9soHntKUKuRg/ywpwW0Bc4K7DJXhdHlMAyqOXF0qkZUmgq4UjeYu/0PEXORkdDt1RcVOdpKmX6qXvi75JTBlDN74oJQ8m7jrX0X8UusSaaWD6QUtlPOK84aGJNhJCY+Ngkwem5RGngFML4pq1xSb97w5QQVPC+VTN7WJx3UBNGgTRQ0hffbEMwrSZzbj6F16tsMxSo5HmCJpvTS3uE+l9H4utKUxcamcWM6yg7KE6UxhCbdcJdOl/6NpT0lITKBq8oK/jGkvcZq2oN7KqJk8YQiHKUCfRhWpLZWpJ38qyqkyy4PElOpWbxNDryxketarYRwZ8jl15kutIfHowdjXxqR85jTYK17vvOSZljRxJZRjmcDGkld8sUl5CKVK/GgYTolFbI4Du/+YF3+iMzr2y5sxA9mUWKKZxqrsYnWhy126OMfHxnGxanKUj4DkMdaFM6MgS4z5QruzjSXyoknj62a8lxm59gtgWwmJ93ISEkkW03+8bJYv+ec3ViLTqbnUqoYQGErE5VS5SeVpV6M1Qua6jVsvvSpyo9rKqno3q7QkKnXNa9WbCveWTH2WMJ07XVQGE77nFW8/FpeVxvVVZqFZF0WzVM0a3Y6OB+VtYnFIMC7arLQXxYzHHBWmu7LFS62LXVzgOhYYHgSG2hRYlHZnxiJOTHw2S2tuMbZIkyFvsNo8KOe4KWAWN4yKN3yoHfcaWf+y6GYK/h5lVJdOPgb5USS9o1v/K3WWHX7qmvOMoSdWSl5dgbem8T0uVKXqqqc2t1VD1R/hrPvlKdNXudnV6XuVutSjNlXMJkRzUcPL3vWWGcxXhrLTtLvdU443zSmE75y7LJwuaZgvDnWXX7PSFz19DjERYzT62odFk8IvYUw0I46zp1vdMemIoaWcGv+SFIkiGIotKYxBHUqRjRx6fm68mIWBWLDLIpGRpF50WkgNJcAWpbGT9vRJuqjYXfsaspLx4jmLrL5v0mwyl0lnoYb9Rdzy+LYnFiIhFynXLLZ1U485SXADWMniipeTZJ6vm4WF3iwnrrx5XuCay81dPwsV3m3e85vHHWfj+lTK+HPvcO+c/1x3B9zc/q7vtwfe7oOnl7gHfHfDC25f280QtjupnvymObnK/Xc0AaZTjTYnTXeROq0zuzE8QWw62KEch/oUH+8KmeBd9+VSWBLwIks3mC/hk6M/DqmJdQywgyGPJM3j5sddfCejNwzkZ1U6uu41MkNPjoh95DHV+UImI3YUffCMlI1DZy8xZixQG0ffZEazmjojXMuYZHMtsatvdeO73qTcd3u9HG86Czy6ELJyuBOuZ6oS3OFUxnO/+b1cuf8b73CfO0vnzXZ2qxndfDbl4uW7HLCOxVxk/YtqVJRW9fWwUmBfH2LZZEg0DSqgBOXMaIldcrPvi7Fx/az1tkJ0h/8dVjUmVeJogejY2OesjkwJqWcV3JZYM3azvD5ZG3cfWMoEP9e5JdKiQX9gxSCKtY88ojOD8v3dpr6QuUv9Z6z9TvblcOiM6/aTCx95Mxe18fQe/JbXbnCb0p9s0tX74A1v+XN7u3SbP8dLO7cLPJqquyp7OMkjwPjrv/7TP3I7s+v6u/fjKgCCwD5DjhBBtWbKmcWBpiyxIdn7r/gxLPnBJo+rE9PSCq+rNeMTkvDROQ8DMiaBsHXqHZczmN4DLJMoinqKn3yqvgY7pyIZMSIsiSahKM4IIkeJsRYjLCmUn6Njphlav3NhtelTPSZsrUqjGZ/INKzTOqU5n5HyER//crTzKQqrmJGxiIhuAxUHjBUFnLLEm0PKWyUJ/D+AmzxVAiUAlCUNBLc+vD+FU69DpEDBO691Y8AwQ7zu4rJATCVDtLPHW0CssjdIZLjKm0T+aw6wMjumY7ra6Qn4YZcxUgvJaat5uRgyWizyG6SoQz0iBDpOSyJ5GqctkQvlYwlkmyEoXLrFoR8oeqOeqL3agq1i+6HksbUhsayhCDY10izm87XQ8bXjgbaSG8LrOwwRFMGbiashobrua5llywxmQ7/aGpp3sjYTq7VM0TYrOjsScT/AA8QHjKVKjERGpDsDXMS4G8BMFJtB9L9888RGVLw9hDPI28cDvLcWqsNH/3TEBkTAADTIgpwk/EPEjdTInWq7hSTEP8PIhpuO+5KeaOyJmVGoU8Q4v3qRGcmmLMGdHOlGVzwwpwsYsmAU1fmRnPsTJ2kXD+PJJZxFhakSJrOdbQrGwpIi5kmrUZye1Pmeabu01mu1TCM6U2NKhIIxKWyozdMTvOBFS8uxMCJHNLG60SET8iFDR0KJVQOd0murlhg7uzS7sDq74ILIT3RI6shHPEwgLAPMTSzEfyTI6kJIr8rIu5O3w9REkExEC2xIg/Q7RTw8v8REiVTMCnRAOatIkZzIx7S7TuRMf3SOK4khsYITINmXiyNFoTwykkq/9RGpuJK9QyrBReoIW/9cIotJxhPDxZoRjOvbSukRtIo4tGKMp3Gqi+xJSf2CRrayvc46p9qrvd7rtSABtngCreATmSF8sD/BPh5aLV/MKJwTLTCqDNnSl5e7p6HBNraKS7QQjaGbH3sESHwMyde4RP2sv9MsTH7UQ8uEP/sjScY0zYsUQMLkwwIMTMy0SEr0Q9AkvHuczI5EUA0tkDucQAxFzMiUzNAEF8bcO5NcpuiZuPGsp4gaFBjZOBQ0LA6bSa9zF5cQHoiKwXE6PttjOTG8wZVjJ0MZFOzES1OMHK6kHmBEKDMZxRn6mJypNlp8vTOpwfC00pwryisNHid1ymIEP4qiq3Xcsas0TzH//B2ePLI9khgRfB/J8Twt0TiFshIYUrK9lFA6VMi+HM2RZNAL5FP+pEi1C0gF/cgNHUjDzEzKFFTIZMgKpa4GtVDR5Ms/9c9CjbK0+8xGfa4IhVDSHLNL5TvvyLxyedLUlImWTDTqzKFGM4m2wgsyUr3czLGbUzCg0KstRCOh0AtsTDYgSdLj1L0v/c1By05Yi8ZAagtrpKz5OR3mm8aYGzUoUg1kBCNQY4wnoTCcJE9Oyahb61Y/MhE5si1ysjaJKkraSr93UddtK41O6VA/HdDBFEhIDVBKFVE9hdfGzNMSJclQpVcKjVRB3cxOddSIfMx7vdDLFNhDFTMJXFCD/8VURl3UDeTEhgVV7jjJKoJOVDMTlpS1srScOE3BjhvBVeWK9zlZyNmrZePRI0w53qwe8tHB9wy1klHPUtww5lko2DQ1NzGXsYpBn6O23qzSLN1Sd2on8TsdMEmLLoXR5bzFWcwxi+I+gVqtu+qoEUsZvBK9ZKO1RqOcNrycOO2tpTirO3VQUQ1YfmVbFppXfV3YRBVQiU3Mf728i90/e83X/wzRSsXTRwVQfJXXiO1bur1bEAVcS3RbzUTUglXbP8RYxAVYQEvOK4nDKoomVNUY2FS0V0UsdaU17rke+KTa3dQ0xvIrKCqYUBMnNo0ZLCSssUJOlOKsp9vJ3nvO9f+kvjMizsKAlNeJVuH1NOGVi2ssOceJtUXL0p4Epxb0RrUwzxn0QpYRx0GLNiGaK0OT0p7BCXmBS3nEr6fIz4e027jtu0CV3LX11MclUMrd1wPt136cXMJVVIU9SIpNWMP1yLw73MWd2Pz13/3NW8E9RIiV208F4P+t2D4l4BE90cxzV/2Sy88THZfkrzklu2p60axwExzsmBpFQ53cI32CQd4BxzGRGWOb2qj7vS8qRRY1zrMaK4ZpUiuEk2ATGiYs2tzKVqUFsaPN0vMzQuuZYabbUWx0veCU1ccyosjQPhIbw+orw7WySeKrFA7W4JGFWtW8kdVg3/Pl37q13wb/1tQBRmAPBeO5NWP63Vv5lcQ0ZtxNTUjIbdz5zVAOvV8FDmA1bmOG9dsFhlAMPGOOLGMD9eP63Q1SlSE+STW6SlVu9cXZRKznw5lLq6t3umB2fLDe1CslZiJ1aayskNkl2ZyiC9atEDTiPb2/8gtQ00XRGkKtuD5YxbWoHd7l7KIkY9ljLZTj+0nntclf1KNaJlOM0hhx3J61vK33nAni6V3aZEVHs8+zqwnyDVyC5WNCxeNyi18BxmY4Tt/8W2MHLklEJmT95WYxnuM9DuQPzcM5TGdwRuNEfuOFI9wDfmdvBuA7NlR73ubr6MAR+cDbjBl24TSAckOSzWKY3JGp//xaA4NoJDrPJATiJOxJBwsZ0r2eYR00GEZSnmXBJZUTQJEer+gidLXKtMRKpt1SLE3a7MW16tm8WyxSLlzH4QOylVaSMERCflJTMxxPe5nODC7qLd4R1ayftC3c923npsbfCR1nPdbnP6Zqx4zXc17fcoZbrc7mSZXU8vVUDSxQQP7qOg5rOc7qfHZENrZjCxrcgy1NtZ7qykW1cgnaQPuLiEHFF/xcaRY9cjLdodVNa6vFI7pNs6uSUA7TvMhC531BYM291mS1Z6WjNvq063ViEOvVZhSjcxpearzsW+bOhNaZ5v3hBUOtX/SRqiXhcCzH1wKj8CuaHZbFTHFV4v+czkx50cwFFXUGVLMG6Hpm4K5W3L/F6uHmajfeanOea20mY7SuY69267J+W7515+qeZ6tu338e5Atda6iGlsDsZxJl7gcWD421ERVFq4M2y4XG4JjEphsl5bfqbFp2mcraJ5jVtJH7ZZC95B1lI9pRSf5KuhhTnqK7kZ+VOOGkymbODNnaK5dG7fBMWuqLzUbWL9Euy3XMMWPuPihelB9rS9WIcEreL1glu7vkuAzuLbG7H3kW50Le52+2WOTWbqfG1xwH77Z27qrubqb+7bOmbug6zLEm6xnH7iDH8e32ccmk6/B+bvi936hWXyeXctSEobyMSs090qFw7NRaWR3/kk26PJNMBnDbsm1ZVTHvydUkltqMaeFp3q/HriLoMaxoCp2x/M3E3jXd1SgK613cXp218BfOCu2O1uWSOlfHyTrgCXQRj+Rf5B7wIZ2Kch1tnLjuZWY0X0K0+F7d5qEZorhuQrvjvm4on+7gDioaH3J2RvVT59S2BXLvvnLlpmMMVXUiB7M6dHUip+dYN+/mju4kn2rBNEDyjlxad9/3sGsr5FhS99gbKraMw5x0uRMx6ux2SVnPTa1WK9YQ02yh07qMtjAWxhjtRBgRmUcqlN0ac0qSLuK8jm2CqbSf27QoDWKY3sEtlSsMZ3ANhz73FtMwopkyRRRmc3Qk3Lqg/87Rlcicy4lRu/RoMLKfGk9usCZnYD92qUbnKI/jGJ914b7yHxf2kMf4jd91JI/ni8X1PH71dQ7jJid5Kif2kK91fI5rK6d5JR9V+rnrRq4ddbGhzl1RNWwftWgfTDv30r3pI0mSTaOr1ZXBDh/woN9WeH+e2RVWF0awJzJG4PRpIK5kbSe+z85OtF9lga/iTr+6hQ/0cLeeYysxnnZtg5eMZ3vlnnHPqj8/EI40tfrrre9tptFx47b5kU/1Y2r1JYf5tEZ8WWf8ZT/vub71lc91WE/kL9vMlMfymX9Qk6/MAeXxjE/chE12vJ189KWP9M4vJKq4Ui/tk8rgiX8YEP9ebXiMaBik7B09uRw09HWCXdVldMzqzjmaOYEO6Zrs2a902nGlUgdn4TURZSyd8Or3UUbyXM4LrVcW+IKmJoqi9IsKitHVWvLJWo8amK7LIxol2xXHYEl2JoJY6h33/Jg3/Yv353AO9s4v+fsHiH4CBxIsaPAgwn7xFDJc6LAhxIcSISasaPEixowaN3I8OPFjxJAgR4osSfKkyZIdL6JsyXBlyocwBbpEqbFmzJw4Zc7EmXAnxZk0daYUavQo0qQVfSIEOnGjU6I2V05VKjQq1qBWt3LlmPXjO374Tr2D9+4UvnfvPIVdi49fW7Rk57ZVS5YtXLNi4fItq7Zu3bf/YdOGpXuK32HDZxcrPgUv8dmxkQ1Ldpy4L2LEhO0yfrdZbVrKnBu37Yu3tN+9qQezbb3W7Wm2ZPUuhuv57+3cuOnq3lx5ceG8h8tevpxbMGbBuDMb/4z7+XHooKXjJgyXdGO+wzOXLs6cu17kbWljHl93OHC13M/uJcv5ffq5iNVDrs+4cl/CyktbH6weMFyytXXaKZ7cJFVRPSGY1VULOsjgVlEd9VVOEz54IU9dYbghhR1yGJKGIYr44VNKSYgRhBa6NKKKDkKlEkwUJuUhjSTaKOOLJTa4Ios/ucjSjRf26GONRQYJFFe1KckWfHSVZ9ZdgoXWGWmeSGblXZ2x/5VWX7mVx5d4ZuFGHmrl/RWaZNYZF953xuUVXJjn/TYldlQ+5xx8UCqZpWt94tOaYGb1CVuZkjUpXWjM2SlfYs6N1SZij0HqnWWTTuoZmE8C5l586X32GXa/UZadXdo9Bhp67kn61natdsmql7dlippcrwmI5WKyXallemJxihY/BvKIVIo9FjtkR0bGuCGLOCJbkJEZPjvts9EeeS1IXNW4bFVUfegVtt8qOGxTP+7ILLXpqoukQc6iGG63OSao7kDWkksvvhZFGxe/alkZoHmkicXZaV+i9h/Cg9lW36P21YqdoqEa9l138+3WGXWKjaaleADParBqVvoJKMBkgf9p8qfU/cXbdM/N9WhwMVv6XHKv0kfxmS3rfKfK0UEnYJ2XsarXYchRyhyZb2pqsJiO2bXZeq2uvDJhZKEJWXCMLoopYOr1Z5t4XsPF5Z9LKmdgRh6ea+9L48KLrlUnrn1ti2xnG6Ldb+fNbr591xtk3ObqKySxCPpdrtzvkuTtsW7vrTfkTMkrLeMV0pv44I/fvW7knW/b1WJ6isXkYnSa11eWtt03amS3tt6Z6l3+lXScqnN5+mpv6sZy1kknJmnRmG23WtX3</text:p>
      <text:p text:style-name="Standard">bfwy8hhXB53V/Jqcq62EAlqw9NGrxhmaT+e8cqTJT4z17pYWBzzwbZY/ftH/9UXmZr/eRlfKLq//vjXr8pWaNfdTyux0ZqzKbjHX1EI7oBEqSy8jIK4M+JfrTM0TwrKcURonIgke7m+fSxbc8JZBarGtgh50nOdCeK/Cqa1yiwMh5hQnQghicIQeMVwExfXBGaJwXu0iXNpWuBBusTBdmgMRDQ9nL3756i+xodX8VIcWttDOTP4BUGEahh/L0I9KEasio8BTmFO1D2MpU4zp+MQfj3WsTKiZnq3KVjKFKak3y9uNod5IJ+7Q0VXjo5kZxbRA7+ysZ4jq4xuh97DVUayOwpuUpNj4pdqZEWZxhBN7iPO+qR2qUfhz2CPBtJzZQTF2UMSVoOqCNhWmcHJvm9sPXRhDvtXw/4KthNwEdSjLDgbRh4AzkeCWgsNVEqWWQ2ElkOIVzF2icpbGVBa4NtfCHk6rlESS5eWOKU1lJul5z7OS9iaTu7iocWpBc4sCcXU79enmY7gb2AIZ6URUpSdrszofHVMzHNrIj2X1o1Ka/Ni8IqKMT2UbFMkGFD3XqO5QnuHU9opDv+7p5qDig+fRIlpI0KzvYNVxTxx5h6fjYXFRMIskc6q2sJsRRzsmbQuXmodSM7qGLoBSIEzL5tI4MvCgYXmgMJOZyxFR0IPIXKYzA9dTY4XLl0Z9YSqnCUShylCnJ+ThUBGnVB2Z8qnDzKlTiXnUrRIEmDf0qi6TukMT2jCaSf/lKueGKLr0/Os1qMOnEt16TjYibD8Rm08WGyMqxlxRYmcpX8UQaqeMKW+mATVNGd95xoH+UzACeuvY/qgz+AHyjpHaHzxbRhv27RFn28OTfrYn2S4ucaG/c1XMiAbR/jENNeQJ1HlGKqtUaYeSpQPOFG+mtVpptmsrzQ9dzfMfXHnsLKO8KgyhespXinWpuARrVn/K3OVqqLnWpS5aY+nKuvWSlMnlpSo/CF2pYhWpWlXuddNLt+hqpaowSut3kdtcW6q3vs7VUG0kMzpK/sacUYrsIL33mnB+JrLXW6AZa5Yzc6pGdt70UqU6hj6lyYxn8+PoN30mv/84CXoAHej/YkfmM/fBh3l9JST4ciPRFYsPUsFdpGg7ZTrohBafev0mbf33q7GpylX+KymAEKpHxLY0VzIdsCCTbMD+NM9kOC2re8Pblaj6TbpR7q52z4ssWmbXl/a1r7ZshN77sne8z/wymTPHTDVbdcxm7jIN3/xLLHv3h25OM3wfB+dq6Y2IbBXoyewUV+oxWFbWSVR98MqeRgk4wCeWGMWIppmLscw5onmdyNwqntOwKcF++XCmA6Rfv8xGjqKlU/x0a0ggny+Rm6xoQbfYnJ5t1MK1HiTQpujiRMZztW7aJoVBdp6mLSd9UsNep0ZzqpLuljqa5KQAn/gq4K4xlNc5blh3/3ogPU9XvWGWs3xvWUxuV3eq5gb3nu8cVLJKuataBuqa4xzfbLd7zuu+MprzTecclpe8UOYzuu1tzGaeW6lD2tOAimc6TaXuwQFO8mOr48nIkhPWqIGaOlfTMt5NVNJ8PGSMORrG+Q3SwnDkMMIzDWpNA2xQgs0miXdWqYeJKqQmPm33zIdzSpHPjNF2MJ5izruGOpzkNqZS00yKlvsBh7Wo1SJ9Nsk1lYPTw0pGcmld2qv4vOXJ1IR3vZkacLOKmd3z/va7iWqtdAdR39dFu7vw3TZ177vOBTc7Vbf93m7Hm+3iPbu/28zmENKdcvk6q9+zbLfBlHrpr7G28/pbtf+ydRrGQV40XjWTV20G7dFG/zj+4EjZ5SXPM6AuI6EVydJ/pvGIpWZgrANJWp2RLedPt6NnK27RlHq21iH3Y9FhumiISnpogUVkHj39Wt2lCsILa88kDZrbrDWMxggG239uB7b/+cVrET/NWsItOblvt8wGj5C2zV/CccNSg24veL8Tj/e0g73v0KK/3sNe5fTf/81x5/v7BeDc5d+/Bd7ecRD/mZe3EZwAvt3BWZNANYl+ldF/Bd/83MqhLcfXLJhrFUpBZdw62ZTj6Zjv7Fp3UEfx8EZl7JVemZpt6UnjMdbpmUYBtVP05ZNKXVTEsCDw0BiLzRwi7RzIbGCtFU//JdWYzHGeR3VeqejYyhDb/phKhQmQSqkO1RVZabnOAfHKTHGKnkyJAxWg+uFZud3b/pUfv+Efd40d3Imb/J0h/BEe+q3fGI5V4dmfAerbdL3SGibgGx4e4J3ZAQ6enc1f3gFiIf5hG7KNn3FKW1GPwDSQpzUYtCUaFTlMD+IY5vmVYQCW0m2c8jSUYogaGhWMY00iG9HGyj2iksAeEgbSxuCR0q2aIeEcBypYseXcaKEgIImeEuqKGJViwpFRy4EYXiTWGKFiE7bTZYGU0BkhX7nHXaVa7UlcOnmSmISNQF2TKNGbGrobuRmiNC0iHtodGtZhUblfHDZgeykiANYd//sJXh6WYxrqX99EVU/93x2y4/vVnzx+FT2q4/iJ3wohID8W5LOETn6RDkZ12KyUFtjcGBcGRqzFzn6IjQfyxyYlTQe6TCb9mnCYz8UhVNB1RhitIGn0IrIxEAQCFOuF2qcd2cswDzRyiqV53uaJItL8YIsFj6dp32fR5Hv8huyxEycendA446RFUmTAyWXVET0VhgYGY/RoHQZqHVa+Dqdcx+QFyyDu4wDy1Dfii5URIBuKY/yJ5dq5IyKuY+eQoxnOo+GRX0CCo1vGI/uB11iy5ZCcZV0OHFqGZVuGI1/2ISO6oiMCGuMpoRJ1U+VdnFRaYuZ9j6I93MMwVNDoGv//UB+lPRIoNtwMLhYlClsxqlw3PZZgAAssEhZCBZstQqU7GceYqF6sZZbvmZz1TZJEIpAxukVxUc8VWk8ycqQ5tY9s8d79zIf+cJ2y9ZjFfOD22Iy0AUZUHth+qSaBYJsFbVA9piNYztccBqJZuuF3kmd4HqQAFuY72qM5imH/+eF4/uMMURn90Wd7omcc+qN7imezwKddLiDAuSV4TgvCiRrMtSIStRWG2QnpDJluZKPsAGWhVeRw+pyK3ZY75Y4QrhSGilbpdVTygNbFRFuHRYmImSYNPpwoUg2yMU8mklwP3txDRVRmKdj/SAkvMmcohpwmQoxs2lH+NN3tnVT/7NgkBn7YFmrh1SUQkqEcZ3jlIZanHSoef8IhHdKlfD7XXsJlU6lngOLnWoodd3bn12HpfipgfvKdOK7nV3qpQcLjfZppWZJpm+ZZ+7kpXloLqfWLb7KcRw0aKjLfZDbMZDLGi+LYDiIqSKbYXhGWa4RScFJiWylNxgljQEVcEaHT73VmgukYeAypLb6ahaoaergR0W3q8bBg1fmTMP6meVgq5QUqbfLMcHzk80nSoSynXDxnqcbeg/rWxH3NBk7dqLVVgQCkfaLpnMbn+Ykpe8pllwZmmE6ZgFbrlOJpnPqlIOpfshLimQrRWIJbXGartd4dOkYpstap2lXpfwLm/5eWK2FuWX6hDEMapSKlplyJIFL+lqzg0X/oEUaSSafpB2kih6UxY6WUCRDW6oj+kcaA6I5a2D7BjtWdqBrha0pelG2R5G5gJgsyVEL5ms5ZisEu0sTl5sXoD1E6Smd6Dws2DGDBjKIkyns4naRNIa5GCVViYRrprCDtSlZyWPFAqWBKadE6K5z6lHnS6UBSa7dyqT5iq0DC63oh7bima5kya9MSJJrl6dFuKxl649VKLdSGrdiarcAl4rn+ndqSrZyWXSMakWKyJMWC4ekk1m5NpuZp3iYuoRU5zOdtomoAD6hELGj4CSlWT3JwWkZWlGkOSrX5mUrW08cYTSEFD//mQkqBdaCmytp6AN9GhVaPYl31IK6mAWdvpl7B+irTVWGtSo2usmg0YmT20R45Qc319Ss2ptP3deN2Pu17TuvaDqiWbu3w+qe3xqvVUi2YuS3XIi/TfuuYSuvXsi30+ufYgi2YpunbXuvZzuWWXW/XMiDz3ikDFqhbVFIyMtAxLqgKelJdJYyDyer8KpbBfGYuDo/HgSwo9syHSqSA5Shu0W0RWSwaxVVKFq70yWjnpRj37JzIgl5rPVt4CLDQdSjLHuVlHk1ygk+qICdsstZsze6KTUbEnMqufs/0ec2v/MkDzciWGu1RLevzpqVhJu260rDzFm/5nqPXPuvvqmv/Df9l2porWK4p9WbpDpctug6x9wavHOpnE9PXWy6x1npnPywmlBAGE/UpP3WGHjWcgmXi3m7eJQ6fy2IH4eIYoQ6PoviiSvUH5LYeoZBJF09oiL3k4yFZoFHcaj6hG7uWd/xYLeYebK2TpzqNSoYupSlhlfBKcMbGKYaMDPrpY1LiqdkFFGIKbUmlBFbScz4RwO5MVEYbOd3uwTTWNZ1NEGdvuwpv9Dbv8ioxuQIv1lZxGfawuVmx9sbw90qvLSur9N7jXt6bK/fy9o5v944h2RkvtLZtDusyLPdlQ6BvvW4Mw/WpCDYqgo1T90EbZOreGMtip86v8XDyUx6fCp6c/8o87Og6XlFupTaxb+lKD6igpA3q6uTJkULVT4xuXE/uZCGVkcB2EsruM25VWjtDLIs14Rs/iv58KpEOD33klhA6DGZWJl5Vn/1skvsQLQxraxJvlQ7/MhBLMRGf59LyMglJc9nNMrsK8xQ78TC3shFTLx+ONC2z9A9Xr0m34zNX7doqLTTz9C3njUHErb9MMjeNoiSCTHFw9GSi8Eb3M4ji5MdG2Cde6NDR4KXSMaF102imxqbVsyQ/D+wBX/6S5sfxD+7J5gaSSbEBFsr+sSPvq89moR4fUXGVZmOprqdt6ke1ZidzUbIl9KIBZcJYX/1eI0UZtIkuZFyM0pXG8v9KI/M4qvRJQ3FJ17JQM7FLFzVLd/YyW/ZOe/YTy9vY5uP1onZom69po+0ryzZozzRnQxP5JjN2vWs8KCS98tfLWFzDPc2lxUrt+vHJzubgzup0LPcQ1tNaC3Jl+sZQNhSqtfDoMjJ8EDCm/XXPaizrrOhQ2qTLJOrfLmXHLqztae7STOKwsiw7HWgOIkqjcR7x/aip7FjN+phES9v3/NWEdaIlkvCiNWXn1lRtvHBLb3Z5GhVpyzQOh7Qv87APG7XR6rYNH+9pHzVQL7Ntc7gy43ROa3hNW7hrH3FsV/hPg6+dIrWJB/WyElEcHSMkCtrkhfWlDHg/861V49ih+q3/BFNRyzp2aQrUh0lqYiW5Xw9KKKkmV8YedavPr5XgmoAq0jwHR2YjqfqxXU8HG7MOb66cqBUXpHp36j2mWrPHcm5RB0+NyroP1ujORRKd7nSzRU0bkrWUY6UmZUdr8n52iiMkTGeth0e4a6u4XmJ4Zr/4gwc6i982g0O6EFdQt+JjTBe6onOZo/u0pH/4oNN2ERMvNWc6FvO2QlhzTSJooIEfN0OH6jjoJim27iofsHJuGeXMTKqahg6WApucO9MPNzMyRrEkvkbyqu7O1pDexlp3qZxxdjiwQwW4QAdye5vTz8H3haov8FlmNNpeq90P4S6j1TjdRP/PBgtuj4cU/8MwWoEjWHN3CkjfMKHXdoeDK6LD+KTLe0p/+jG/OISTukhjtjP/+aPT9IbbtB6+I16S+MH7O8GD+mzPO4gDumcTNS47PMLvdkHsKYIfUXgIWETKVXtMu1TnFUcD+HTfU4+r6lwAlscdh1PPiulGMupx7qwWOdWtEWQB3yH5JKWud2q99eeKM7CGqmBDd33XSZjv9acNY8KVolgH9m2qmGyRlDMueyUtG/ed6s9x4Clr5HcXGRmFX6gb+r+/NEqL+oKb/cNHLaZPr4QDvLuaeKMf+hU3vMDX+3wWsxoO/IW/9jS3Paj7fS6zZ4iPOuBftlqKxLyyBjstnBkN9446B//84qj81npBJ8eZBFtGQndnBfJd1xjH4q/j9Wg+9aI81wo9P+5gWeDLIXaJlTfgPky4y35Az9OsZj5kSmcgNaQ3TT1eRzDOAGnrkhQtbmbUMUob72S3N5uzI3c54eBaKDibprZms31u+7ndF/zaB7y+BzPGZ7zcE37aY3+nc/qKp/RB9rTX3v2lh3/ecz++u3/dv39/ijajC3pCKLVc1fgoAgS+d+9OvfOEj987fqcWwmP4cCFBhwQjQiz4kCA+iwQ5XuzYcWHFjx5JhmSoUCHGgQM9Hkz4EqUngzP54ZN5c6bMlwhnwkOZ0CfMmjBxFrX5zufBgjAL+nwncOXKoDz/HYZUyFOoxaEnQyJ8WJUh1IFThUZNaTLhQLFmzZIc+dZtQZkXjxbNGTMm1rs361L9iZStWsFPo4blCLUhy6CnoBZ8WlAgY5YUJe8cmHbl2r9i0/q9jFLuzNBK8ab11A91vH6qWa923Ro2atmzaddO/Rp3bN25edv2bXt3cN7CiQ93/Rs58uK7kzc3vvw5bufJoVePHnt6dtrWuV/33h38d/HayZc3f165eOjogas/7jy8avazu8+3nz0++fz4vd/f7j6/AAEcUED59BvwwOL8K6++6QoksLcFHYTwwQopNE5C7ZbjKKGlDGpsJY/IAiy0mibTLCqBMDMRJcE6gymz/7KC+guzz2S8CkbCMnJMxVOquirEjjQKzLHM2hqySLriemswHYP8TESOjJqLScLiGrLJJJ9cK7KGlmRsIycl0uoriPTaCaifzvQMR7OgejMjlkAsEs624ELLRzLR6vIsySia7CyvXuKKK8RKushLPEHCiFHK4sRMxcE6DJKf0ww0b78M/wtP0wUtPE/ATjeFUNQJLWyt1FRVZe/UC1ttUMJPMe0PvQcZdBVXBWsdb9f1mmt11WCF5c86UN2DL9djE6R12PRexbDZaO17VtfmrmoqTpqOGgquFofUSc+NGK0ILEcRbRTMkZAEC8kd4QIrq4gKuwvNvPhK6KApafywrP96y7LLLnw5mtHDwPrtU6gztToLKULxrHHfHHs0ySk32Wo33S+FdIu00faiCWSdAAP4Q5FhqjiwlENMq0iG/5wIUI5iPvcynmoODDGb1VqxxZGlFK0uDvkl6LTbYJ2VWlaTBdY/TudL+tJel+ZVVKintjpUabU2NdlYEUTW6WmV3VpDUon9+mzmMsT66rZlLfvotCOUNm7q3EZbWLb1nnrr6oT2UKbHgvSwrBJxTjEqFjFDGcjNVkrzxhxtBOxgxj+SykwjlzRSZsQH7/xKkpAUi0u1IAPt75I/VNLdwjA+LMXTk0SRJZM2XlTewcJFK+KIz9x3cidR5FFLHi0OEWP/incvk+WtYKYossscbnhQbqVflLKHDyWXpOcbjzTxbJey1NiwUzWfbGcvLN/s89cnO+n05e907/rxbrprpKNTOmu477ZVatXSn69+w7T5HdBTY1tWsdS3t1sREIEOROAE6fM/aE0HdZMaiMhMdjvGYEYuQeOLUULDGCrhpITfWl23OHYUjXGsJzjKk1kCtqaA5USEekkKSkZ0MHyJkF6iUdNSSNe7Qf2oX4KCCMOsgqcfcWZNCRELvE7iOR29TnRfwqILfwawo+zwh0TB4Q3TxLkm1akwLEucYQhlJTfKaTIPiZQUe2ZGNYWvZphB4V1GMySB1eQURbvfAu82QAui/499DORfIZ92yAvSz5H2kyQFD2jA+yDSN5kSmyIpWRtNgm2QoMTO2iJZykmiipAQ9J/aolW3Bprykao6JSwxGSzuDIxDRzmRu2bElKGZUTOIedwwXbSzOvruRon7HbdmZLrLSW8haNzckVTGJCyy8GJZkoq7JrVHLc6LdS0D0S7p1Bbbfcl2bGHewk7Wpnb6kHLDrFjpngS6bIlJMNtbnvZM5LAkqZGJ02siYSqiEe5pD0leMtefiskZJ2mQQ+RLJdVW5UpKAnCinKza+/rGyE5+VJS0FKlwNPW2jEongO2T2yxJmtKWJpKio8IoSGn6SgGuMqaZhOUDmUVBttV0fv+TLE8GsTS0Di6JRSEkmV1CWEI+ClGp6tIYX0L3lg5Wz3gPU9MRv4Iw5sVzoEmEnBL56RWhTQpi9RoRTnqIF5zURCZg/NhBUgTPNSYKn+DEZlWX1LG9ADGM2hLYUttkx2pe8U9YmljtGlZP2SFPJTmqUekkh5I5drGLKqRSUmwmSI2e1JIhZencNplTnj6rtPZz32hZiyugtpJvCbSoJ1W6SFXS9JO/qi1Oo4a/1v6WoyvtKW9Ja0sF6ha4vd1ockda3GGBJ3U/nNlZKadCFhl2LYoj6FoqZpnHLROsD+WhEaPnFkPlLjPTnNdg1iK6OO61c7SbjC+JGNWMVam8b+H/kpbg2CRFhdOgclRnWf21VRpF8Y6OS1lkQJTfM+qOMlRMVJ4mbJU/2a5L0UvJYhYDFK48LmPRXB7uwCQSnkzRLJBC3WQ8IVGuzRaSn71o/oQrY1LmFraofe2OjdZc4JaUxqB9D0xraVMfx1LIqCSyaUPLY6DC2Mg3jXLbTru/j/7UyTneqXlItOKQYeWaIJyr6qgqxBNy0a9lfqFm4esRtfbprkvklod5x88Pd7i6kIsYmeAlJyKiNcVGDOKNRliaL+9RUuHtDDSXmE0t8pWFKmwJmYPIwb8QVmQqk2/KqtgyC7dxutONbM8g5t/vkRrNZk41lf64Qdnclrg6TnJz/288XEM2ucoSXO6RmVvkLMs2yKk1bXt8HWskgxTHU5YyIYHca17vFrnHrbFzSwVlmT5budXG9razbVzo1vcqgROf0HopJZ0J73g8+wwe/xI+PR+smOUeq0jcgrmI1Em9jdm0u4oHl9G1rEmEcQnqPGRfbIpFY+p0puDM0mF0jSSdV7QIEg8sVkHPWZ6H0xF/hWTF9FZ4n3rKsEIZexirINFhOpvIRVYOcnqfE70qTivpOqTvSg1Z2VbOWygjGFvRSrvZ0H6uR3+NbG4fOej9m7VthZ7z1jL9pbc+Lq6LPmMbR/vqxHbkrLsd1FJWvaIiZU8GOzfwo74lqZQmbFNXWP9mKpkQqlL9iDc92DmMczVG7ByvVpVHMRp9GJ5ZkbBKPuJLxs1oRDuMa5tmlC9tWXqwH+HuX5pp70Y7KYv+5us13652en1xaJEvtLizeTw0Ngag0nOKj1KycPHNSV5ltKzKKr9uPgatjx4DHE8C+WqdS13WuX520n8P/GAb32qrPbqzlw32S/r8+dbusfR/HvWaJruATZdbrZm//OJX//svDr+2s37tpzer+0LVWoCi+6GZ+dHAhis9PtU9+8+oSGf4T9g7aW7geH2T0YjkdYQH4Din3v6t7uiimloNkDKim+JOvbAJcTjOTxTmnN6F8NJIztyp4jow8AjqmILJnt7/SyBQZGJCzs4+DatWBlCaSKA+rEewh8/QpVxYT0cgximE6QaLanxuw+mOjfx4Tn6oLvuKLfq0L+yCz/kmKP22zGtmytiUDPmG7QdHC+qAUPxcyaSW0KeADvysz26wbOmuzAm5ENh0DT2uhUSggoP04r4KBrOWyoXm8ITMbO4g8Jp0j98kb5jeLQOdaM/qjML0js48cO+8il0ei3CE5k0+0PF8CLAeDy/qrZgwjnEepr32MJzaTBOBxmNGz9B0gif0hUoQ63gOK0RWb4pOwqBaL9R4MMCCJwQD7fAwy+D2aI9arfd8j5WETwm5rgyPENayEPqWTAxjzPuacJTM0LeO/+8Km4+2jJAYwdDopJEXhVC4zjAZt7EXp3H8sO4bkbH8pm/b6IYbxc4c2a/g8ELUfCeE6EhMaKf+5onU7O/i2k2YKscirgnEYCYTWUfhTvF23uuFOkdMxIhb3MwW+a1dXGcTtUnDZOadBpGFTEKaTg6Z7rHA6mVy0MhOGOy9VIbOJm4G+47CGCviOq1HOCygKk/ExmRMEOpcYs9IruuYJmtSoufmuo4ch3HXqG/9nDEMsVEYiVKWiI4Zh/Ac0bAZlS4Kcc4XvbAKkc6lsPALbe0asS8pO2ocdQoog/Epq/HrtrIpx3I+yK5IzG6IbkfMSJHMvkXSbm8uNAsBMw/u5v8yAicHcgSM0QaqlwZxKwjsJ05</text:p>
      <text:p text:style-name="Standard">C3jiQw8TFnv7MAROtcnAInoyi1QbuDdkicmpyYdyoICEtM1cue/gsFC+tL/ASFQNu01jR0zptUBxLNUet/rKpsuoQNjPC7bio1QyiJ1EKGJ0yN8GyKqlx2qAwKpMvCJXxHMlS2HTzGcOxgqwRHKHR6oxyOaFzKJcxOYmTuYLTKqcS/ZDQ2dJxKc1Sy/IDl4hI3BTR/35m0Uaz/uDRWyqrMcsiRiqOJOvuvMTJz54pn7CrSuyyWygTzM5uHVEoDyHsSgJSfPTxnLAo4j4O8A6R//bPwMrtMywH80ZwdAxmMO1s8LRn9fAuw2QG5Qr/keKeoqDGZZ1ezgZPjJhAUJnCZ3ZazBu78SiZkyuDK0aVsyy7cjiL0Ti90zqRsii1cjqzc0hp9Davszep7TexMjqNtEfFkUmbM0q1TjiNESp7jimfFDt/MQ3Rqqggj/fQTt+8SF+cijTcbu64KDOfCiDN6N3gzPLCiofYaXf+rjAtMUMfjngWswFtEkLFyGT8YrC2xaicqU2NKYni7EcGJw8HdBOzCEUlbLzUElDn0CPYK+A0TXdSz2VAbdxETV4qLwdTBiaiBzbZ7BaBJrBs0zm9cuuS9PwaSUddNX6stEqh9EeRVEu3VCqnUEZptVefkjqvDwnNjwqXVFa/kzh5/3VYl1QKk9Aou3M7c9WCalRA2o+uxk0xfWng9LPhjMn2bM+78kjRqsvdsOJEEy4A3SQvYceO2vRR/S0qChNAUUfN5M4hrcl1WvDO8pTe+A3DzCksIDHwwAve4onTGhJ2LtWh/i8F05V3JAJOGaoyXrB6dAZFO/O/WlHdhAmK2C1StOTmihRHn1A60wc4SdYniW9loZUId1X5qPVlbTVYi7BkbVZIgVVaafZZd7NZqbRmYfYnp3Qqe7ZobVTIcAs8hdZZqcxTugyiKJXghKQt/6pMVe0W2+Ve4zX38BND948v+4Ti9hKvUtACBU3e9JQHqatg8hHMiIJQkwgyQabfLv/1BsvVRS4zv7g2ATVPBmOyq/6lNEYRAu/psERQnVYvb1dvMVzPTx4XJtvtmBCLvtrODs/UclmNUHvPN482Z1W2HHOUSD23WIE2S01WZo+OaYU1aJv2Z033WFnXaMmQRj9XSl/3KlN3lpgVN4FxWqN1G4dOd53WR98nl8jTseBPz+SviDxuRXTwu2RRLykPH/VyefjxBIdnD8XEPjWHDzXzchAssHwiXRqQ7vKtqgyUMAnz7y4wLsqFXcPKYDnwQcFKRStrb18vJMn1LycMLDbUMy+M8DoNmjYsoCRLSUTM5S7Vu9Iq0cIHikRWkGC3c3E1ditJKCmYaLnvgnd0C1f/N2aVFUiPs3Q1eHZvtGVNOHR59kpld3SP9GZBWHQrmHRdGDmRlVhvVYZBt1Z9Cy1Xog2Z4nXo6BPHbC7rsGs7z/HW9C47DlMr0QJPs87a10wWGGznLSM5czLfy5fY8+7U5K0cdIzyoh0VcF4jNMW+6nMezW8zE0XltPEMDa4kcN8ON41ihnoeIzVDDXRiUS/CNTB2KF3O7IhV7VQBh0TIB3dxtlphdfhQ94V1doRRmHgteHh3d4d5+GRzV0mjcZOPlsdsNytbVzt595KXlpMXuZR3zgib0NtEWIeF17VkA1v1jYv3pUSaN1PBp2dGFdUcOPEM7Iwf9l/TpR+Nx1C9/xaPzYgS18wtCrZeH9CvHnKNw3dfXfBPy6QiMUIzlkjeBNUQP/B52TPhFOtS75Sslud/9aR2vOJ5CFhQBMWAE2NFDkVjtRlRoxdcV3TdhEmCJZmGOXhW4YdHVTigIXmgtfGDM1mgYbmgk/WGb7d3TTmSR3lnfbWFXbeinZShd5OFVdlYuRSHc7iROxqgS1oY1ZB82VCOt6hq5RAX4zKmW0JN4QvR1HPPvIfv3varUhCsGnQjW6Qg7zMhz416/wX0DuaGZuc+GbYPfyfOLGxvHZUT31CLu2IjCbVet9hzPFJToccgVdCs3g9UHaOMVNQU2TRzMyuJhWhVFTmjSZejLf9adRsapBm5hz86g4PUoX/MpA2alFN5ovG6gwWbJ7uwdkt4lSn6lPOaku8asA/brjfYlVm5ryv5d3UTWx33rNzwl3QZRbSLl29GcsdCIyVlnda5RPFzQasZmXcJZw6Qb2m6wBrPswO0pguUUQ/VSo6IiSgPMeOC5GLHL9GWfhmvA2WRjUUNnbGKmAETMPkkJfupgOlZoAgqxGbyMvuQn73l/obJoSAXRkO6okk4hb1uoU/6oBU6sPk6Zf/avC87oh05oekastW7sJs0eOk7rg27kyP7v+Ebo09Yk3+VsEX6Rl/rdE1a/XL0hzcoLyrXzUCETMfYTM0NiWUTD+0yaOr/OD4nMpp2pqepGKtJUn7l9O7QeqgLTw39NLzi+KpAEyf6q26LirvHao36zLXlDnzRqXsy8o9AL46uyas9zrAoNsdR8rHIekdosjXtZIllmg4v1xYJ1zQGW6JntsCpEqHLG4a1PMsxu8sbGx0F3L4V278l+8tjeMsJHLE3WZQXe8DlG5XD3MDtvL9Z9oIrW5bJfK7j26LGM9xWE8HkL68w1PZQBmN7Zo50CHhqx8TJpFvqM+AyxsbrKa+a2aZBprY5vV2kGb7yE8DSGM/oOYpf8g1bG9K/mJl6507zrD27jG9nBsVJPNKfu3k27J/4tRCxmdTseRCRKLtmz8XxCCro/xGiPmiCvxLQ2dxaZ1mj1Zy969u9kdbMq5PO//zAP/nM3bzNnV2Esd3b5TrPyfu8r/3bpd2TB3rBE/zJeJOhG9y9iSotrTxM7wuEcogU4fLCz2zSOq8gF+/I62Qj/5AQ8zRE2bl/wVnPjqScFRLQKpF+g4bVcYgCd7wmeyfv8GpOqrpRfVwijxtuBSa9eFzjNI52WvGeVLCxXrF4QvysS+0O04ytLf6pcnFoOHfO5xvPMXnMy7vdo32v+dvPUdrMwVzopT3O093Jln7p8Xvcmb7o03vb13vdwV3ciZTP+zzbrd1lvR41apmcqEuIM22XKVOfWYSXz5pc37O8cF1ddf/9YnR7vRDXvGy6LyyOAalWw0Uz8/SKEjOUYcZ2MGsQA+WlvYq74t80qNvpMwBeXk1uA7/ZJJ1InTvN4axEcQ9YnukZu2WQd2pPch34bovJRUFkZLmd6AMcg6m+6ll/2vNbz58e3V9/6rFe6r18zdUdwK2+21d4zrPe93m+9nu+3Hv/+H/f9cNcweE93ssc0KG27ORYE3UmqmBaw/v9Z/69jVk8PY/ctNUqbPvOQbUinac4MA2xefkTcj+I7NztPO/FnUaxXaInIkf9XDkSxCK2qXmcqgHi1DuBBAcO5HcK37uF8N7xc+gQ38OGDz1BFPhOocGCHBdqXAgyY8iRHkf/nnpoECRClCcdClT4MqVMgggXPkQJUeRGg57wWSToc2DQn+8sEjXKM2jCihc99YvXL6rUqVSnQr36NCvWrVq7csVaNaxYr2S/lj1rNi3ZsWzbqjXbVuxbtHS5xo07N2/ds3f7RtULeG/gwYILE4bqN7HixYz9HqbbWK7hrH0fI45sdTLmzYotd54MdnNgzp5Lgz5tevRiwo1Vc66M+m7q2Hpff56Nm3Zs26t1hx5rkB8+gcItLsQ4PDjEm0lxhvxIEidKiSOFM8zpkTlFiNtr0jwJfiV4eOB3FlRZHrr5lBphkvyY/Pz6gkiR3qTOnOn2gsIF9iSaUEfIHTefTcu1/7SSS8Llp2B5Ah5U3kjDIdTdcu9UyOBEFmq4IEQKIfVgR8fdFN6Fy+HXoHgqhsfiig9N2CBILSUnEYI2ToQgevGRByGHEYW0XUY4KWQdSA19VKSQMznk1F+a8TaWZ1BOKVVulyX2GJVhmaalY7511WWYYpL2pZVlnkZlbq3thdlsvZlpZpuFySmll3WOiWeeeKGJJZ+wwblWZHPpSeeZgxKK6JuGssnbXBc9ulBPTGnIUXI4+VdUpkYNVVRyPWHqn1KZ0idqiAYRSd1zElZnYn4R2tSihRTFKh55KkZE4n35qReSqRjt1CFxI2FooX0bRlQpgcoWOOyx0zEUq4zmxf9XYIAbUSvgkCdmGJFF7vU6X3LvkVSSTu+1dCq0L9oorbLiChUhczZp9CCIPN171KiaeqqvfpFSdtuivzEGqJpTsrZmwa8pfOjBAj/M8JeJThywm4366dZuCz9JccUcy6ZxoQ0LCnHJEWdJ8Md2MqrnnVGaLHGiJ8Ns8cQGt6WcsD0R6J6wFWJqXXvjaiSdSM6lemJI3Hbn4EC2svi0eNiKS+QpPEoIlHzgmmvSThlViul/nVpELEVB3ccfvuEC1Wt88Wmn4IUt2bqt3OJdm/Xd5fZYd4YoEsstpZquDS+sOFLY94FRj8f4ik/TfVCMIyq7Uo2Hxz2ddxBGvqu29xn/iGS5zmFnYEz+NYmxli53vOfNKyMcJpesA8p67WnSjHvNF+ve58iKrg7yzMD3znLKw798vO3KG69y8M0jj7vIgS4P/czUKy88mLvThayJCUUKkUXMPdjQ14NvWp+++YZ6FLUgut1R6KPvrWrgr7oUtbNWl7h4rbLmKK9VSctUx7HURajTHrgxaFPcIpB8fgVBbIGEaK2ykNJa1B5fVYtw1sLIi1SCHxSNr10DDJeqyIVCcqHrV3HjHAQ98kIH1gRXRsPbTuwFqn2FTSj2EptAGiK+f13pTyUjWfZgt73aGLGI0ste7HIHxSNej3pxSuKcnIfEJkJmitV7Xhdds0Tf/zFPimRk4u+K5zG4ECp5VYpi6vJUxjjyhWKuY0s8chY+EgKFQQ0B2rhSWKTy/UglhPScs1KUt8a1qGkiUhcLZTQ1VT1ygg5cEn3Gdr66VUhSjxLWDjWoEwHZSoQ3wtyGWFQtqZGkRIEToQhpCDj1dUqDpbxVh3zkIqgtsn8rnBWPYLIuIdXSRmaD1UZmCDjoBMlEStMJ0lAFpCXxA3VgfGIWueikOmLRiw5DWccUhs1w2tGNchQjmXj3ujkmTDdnLKc6x7jFdXpzm9cUpz3bWM+MzfOLZoSnXe5JToAiqoxQUuKjHvIrTnISoYUTFoHEVp+hiKp9n1QKvwC0HuigiP9+AtQk/li4OMDRSpcJuiWCEJhCekmQbcDq3rO4I6tuZUpXXWPp94RSSa1dR4FCqxW6HAg/G9Iyo9dppt+mYzpngvKPTKUkDFlywXWRCIZ6pNfmNqovsA3ukuxT2ye3msf+OGWI+oSZPwOqlttVM40PC6MbxeTOuLJToC1bVEHfKJl9utWc4WRjVfxKz3fKE62E1SYRlbhX7dVVr38tLBrh6Fi5fvNMfzJIH2W6LP68MlSj4xV0imagCRbtgwYy2+FQ+Z1cLo5ZhmOhVbOmQqfW1JL7Qt/gWjmpA3oSrAQsIa1aNcwOmXZ/msvW/WREt1gujYZ8lGm+MApbVt4IgDH/9Wkurxutub1qhYaLG91Kip6NCJKm8qLgkUiH3pcaEjnEoeZjrXnFe1aRePlUK14X21a6AlSu7rSv7No5vbPWl5/8Bdhg05rYtY4TsPrF3n0XHLK8Ri/BBranFBs8JoJaUY1ROei7yJYpsz2oSDu0bURDlUMfZlWH60Hh58jFqwpq534u0h+FtHvd/3UoheZaKbWAOsIkuXKBnSrvBBvJXt/KpJCvjGqJlOyrlbKWkAlkLnpj6FsJxrjHTaWXdUC6wqnybEky9KD3ZlkgHMryU5hMSA/7dbaBNImsW4IiWwvs3/emk3ZajBhcIwvo/2I4z4I+JzepwuDAIligic7m/4P3LFgBB3rSfG1dfClMZ/gO2NEFHhh+O/1WOlIWi3isiFUr2Vw/KmTLrALdIENLHUEayFWO40itczktFt6YftHldUobKi2IYjJ9CixWBTX71Q5eC1zEZaXiMEfdXIHHx6gUGt946qNYmjaPm0q2efyHuBvj8pS33uUiE+TCGUaORpUr6Uksh1KEiGu0zIVPAJP0avSWj2jvam9mFo2nTTvYsGUVuG0K/Wm7DtrClA4ooSNM30hHnLEFb7in7xxgACuYwJde+BQpDmGQ/9usmKbrhT3+cD9vOOP9ODNDwWfqEXbkUueTqG3dfK+vYlTFLJUtDTk6LvI2CEmxqlD/Gv90dFo39YQa7JmFHFrD5jKFkyiEbWZFEl34HCtIRMMgVZU9VLCny1yju2WqoIPlnAL7hCiMMdqh2vUvi5nMlpwhU0AlZTWzudssfjNRcluUCnOc4BXHczc7jnHCQ1rlqrO44xGLckOjs8/xLDziD1x5+ULc8pDHPIdLDurQg16xo4esyDnteJs9PtSqn3ydtxIcSwXFfKiWcXN4TD+cjPc59FYafs7NSOyuaMp6o+SDsEa/jyRr2DUn9is1FESG7lbNx/cySUl5OMvZfvghKn6vwBu4Q8Yyfe2Dbo/4h+McYchywBd3+612nFnVBJiUu5H2wQst38/6WDrZcU4o2Ez//cd77HE6qPd5mnZ5VKRwE5eAKdeAAZdfkcdFoudEd+V6lgZwGndoEkaBovGAGPhojdVoEmh6G/h6m8eB/ZR4Jsd6JCh5drZy/1QVByUTQRRElwVbgtRVJgZWFNVmaIZzbOZaQechPsc1VkYiV+NI4HcgttR+MvZIWidbU4NkQiE4+LZtu4IUQEdUWHZ8zUQsotVszhEiQdVry3dCssZ/TEdC5kNAbsdjMcZd6MESOIJ1d2g+PXM1fAcgQaV3XvWDfCgqgIc6ijZqkiZHDniAK3iBizdhh9eBkSh4Luh5IciILJeCG6eBiyhOIziCmShxlyiJ/YWImHiJa2SJkth6/6tnPaLWiCMHe7tlagVUewwCNBr1a0UCWiC0f0Y1hr94TObmU7nmZLKlVXszSc8xc5xCfpm0XJNCHcjGW0LlZDWmK8FVXc1GhU5zXMAEf2aHW+JXWz0IhBPyi7mSItXVhIokfCT1NUkIQcEEbeiYILsngErCLfKjEWpYdp/FKjf1Q2OlZxZoia54iI5YaZBYkH+meJQoM6wIgxvzioM3iQxocIgGkZmGkKS3iQN5gqfnkCWoiRSZkLBIcivIaC0YkqXIZwfnkd3TRxphgygidh9UYuP4ZjinczckKrgHQvNzhEYFhfPXWu02lOHBfo8DQN/CZckHVA/idEEmOolzd//qITRVOGa9xioNRIcl8lobFGXJ6I/yE4dJFkrAZi1GuDfWxmssQXRS5RJ6JJcOcjeM9G3T9h0QwiOoVZdPoyRBdAqFGHIRyJIOR5CdJ4pzRXmtGIMZmXoruZgfmJgXB4qIWYmc2FcoSJKhaJGm2JmjOGmX6ZkbqZFdcnqq+JCgCU4GiXCV+RSllilXtxR140dryXZnJx09ZST55n7lFoy85H4FEncxwWw7oR4DElt+1IwRZR/PF1ad9CjvU4breHRMk331SG77Q42oxDXOdlTbZ2XM2XejYo7WFVxzc0i9yY7vh27ThXVQpSDal1w5ElqENC8cgjS9WITzUhIvpYb/REEg0+SRLgmSs3OQh2WCBKqZA7WAkMmajrmaHjiRrkmZpDmgH7l6kVmhCHqRBpigDtp4HYpPC4qRjKmBKVmBIDqZByqhmRcWNJhQ1CE+0bgeJJZJ5DdROUeOl+QtAmSVzMFqJCFS6sZ+TCht7pZjZCiFTXlkxPhCP+RS9uYsNIqcq2ScdAeVQgk3/RktT4mW27lknlWfRMJ2XbMsbkiNMOaTRwgj79JCNnJq/TZA8sY43JhK2kkQe1mXe0qX72YgnBSYIDhfhalhEimZg9mSoxehhwmhj6miHWmZoomZIriQguqinUiilCqiFMqRhNqohbqiLzipIfpgqMmgqqmC/6g4oYJhWbFnHOmSNrd0L+dlm9FBZfvJTFhVnuxpa8C3WlopTOpWEsAaSlbZNgx0o8kafVtXZGc2fSsWXdeYpMBFj9FWpGd4fqsyHumZnigibM34Se3oSx8VfqeFXUqZY+kWj7SIpPMYb63GraFjj/a5mwGYc1YloBlIqpu6ip+omBn2r5M1qI8Kgai6qC3qrx4qg56qr5YKahpakRbasJs5sQRrmpU6ogWqkgCGohFpsQ57koZasVThYTGaW9J3LTS3nMynk2umo7W5pqXloy4mY+xXjeh5jflzrk5VpUtqLlr1QMrBUOqFhCWkpmtHgF/nNdGUj0YSK18pdlE7dv8n9FnGSrVyWZxiV6Yx+7Nwpy4wMStYK6d96h3FBT91uTl12mzZ+o3ZMVMfgqgNCqmOJbIXGrcDy7CEqZAGC2gf+5kfynmXiqEj+bcLq3kaq7B2G7iGm7d8a6KF26lze6ooaKqq+ql6a7mtObhlAZs7Q1uyylBBVKvvoXv1WkMy+zaKhK4d1I679oUf5WuNtDVcI5O3paw3GkLcsqwFEZPSeZcmZZ4Z8m7tiktqK1TFp3wl9UrrR2Qry4fM961vO6PGAroyirviGb2e+43bBZ/thmOm5GpKgipcqZ/8yCpVxlXBJpCMq4iC+3ExI7Gjyaj82r4J67fx67iAy6H6a5L/owqyhLu5D6uoCIuxmnu/86u4/fuhKZpY+7WxB1yiD1x6fuFyNRg+sVYgJMaMOJmjKaY+1GJkaxpAW+aPwquEiDSk24pdsSWFSwq1NgQTsje0WwlTxRmUaseUT3qlhbSGRflTYEk4uCim/9dR2tqGUnYePnvDPteeUTU5RGmWsGqOu5q28yE1eZpaWUzFSfOcgRfALAq5iaigJbm4YLyieIvA+QuqEPzFiMup/pux/EuxEYtNnpiphsi+Z3y5j4u/dQvHadyAHdive2zGBQu/ZRyLUfqqACm0rcIvnYV7RUOm/UdBxdW6eHp+wesgQdWVbGh15UKcUwlR1uu8nPKd/yfbUmGzUrZkN7sEU+2aXNuCWmj5NFapwomThdx2veRYysYyk8uqu9DLjBvMd0+cHpFzKsRbS/Ran52Dq/dWLvtWn+BjLUThHvkauXt7qLbTkAocqfXrvpkrt2zcmGqMsfsLwG1Mx3i8zd7ccBBbmuxMxu78zeRMwPX8xuFMz+N8opjKwPYcx3wMsYsBoyChUE9Xo1T1rTb3wR68PoSkhs6Ue/m2xPiYnQn0W0yjs4sUpssyxFYqtbXYqgKoITzrpkeIlWO7tBAdUzdLhl/aW1yYe7i4tVmJdkJFI0tH0/IDfzgVrO9YI1hbd1lsp2BHxXnJl2RbybspPv6hqZgbxv+Epc15jM78rMfdDM+E/M8AjcZzu6ERTL/qTNUTeMf7PLJVPdZordWG6dXrrNbxDM5nLXqDbM72K6pljRqde2opa3sw65PQhB34Jh2YvJ64lsWqZZcFMZyxu9JHLLPE1nzK6pzMsVBuE7rQao2IJG7kZjemBLyE/bu/krw4q45ws9A8+LzYO45ApMuga2zOe7sPJG0y0r3DNK4f5J88zCCixUy82Wr8kr7lsr4iKcd0HbD5/Md+XNxTfcgAXc5rnc5Xnc2bmdVnLdZ9O8DVLb9gfc7O/b+cOcfJvdUdmZnjbc9rfM/bLRYw6dMzKXPAYlUmRsw6undo5rn7F6TN8lL/Ne1R3uciy1t0s1ylPk275aJ8hCPSUHeft6lTq+Q2V4emSazbFcSlKpJBQJyWZQqH2MFqx3nEAvJjEm2EP0qttNddLgRJtDjUbFtcoR2MbFvL9OnIf6ophch4jSvBAy2pzY3jWD3Adf2IXG3VnvrW4B3VcH09duzGyK3cQH5ybY3k3x3lzz3PAjy5To7Xca24ltG5c7khNDqjRWxtpQtrocUiqVtufpnFwImXLQYrJ3yHn9ykYKjLBw3bzYmflE2TBhSEqZt05DqGnE28f4Naq3zMw2qkQ1bnkp0+JcbQkK1QcTZuxXG7p92Fsw1M3/Jd2ChI5rtTjlx2RWhIzZS+/3hHSQJpyGF95Twe3m5N5fpM3D7u3UcO3UYO5bAe0Ord6slt1ti941PO5LzO6rP+69O968be66t6t8hu3Afr3Oit441R0JFivcEiQUiFk8nass9lhZQUQGpJ53E4lc</text:p>
      <text:p text:style-name="Standard">Irb+ihs0e56XS6tAde4Ee7VHt0QKHOYz13Ll5DNTrc4Mnk0lm7QU6lxDMN7v6edkB8tBVN7mP2pnboLhFUZnqJ1FaMp+bIjWUbL4NUXlNXFHMWsrf+5K8O7Ml+3Bw/5E1e69DOxl1N5FJu60X+1e/rxnad68Ie7CWfqizv6iq/6h1qeDlP86qe3hpbGq1KHLMHq42MNjMFdMYKWvkZlwKunv+55OckJeCFs9gg3dju4jeQvsvCVq5nQ6XRqRRPP7ya7WzyB21Gh0hO6n20rX6lDb1bP57Yu8HQaCzMO2zzfXNIO7zcW38Lgo2SzIvxysPTPEgf4j6FA6AfIZgXu+QPasAzn3A+P8YjT+wij+Uf38cyP8/HntbXTYrFrt2dD/IyX/kzj/nD/tTO3tZJnuMnz9Yk3/J3UbIG/Zz9YUMqy+gN/cGvSlo13HZ78+0BD0vrCCRFd0obPWV3yJZKbIaFk+DoFZQHPoSgvLRe6OZRZ3tcGjUXDrQEXvAbvt/i7tOizUFbS9MLPmPw+bUofnXfsiNEvcnRGnzwj24WQqa4PTj/gXfj0i3QP7/yANFPYL94BA0WRHhQYUKGCw0OhBhRosSGFR1axHjx4USOHTtmBKkx5EiRJUmeNOnQ40qWLV2+hBkRJcqYHGeyvJmwps2UOnf+BNpTI8ycG4PSDCq06FKlTZmG/HkzqdCpRJ0qjPn0qsWqWbd+1RpWZVevYl2GfXfqHb+0a995wvcubdy2atnyw3e3LVy2cv3SfQfYL165fdcCPgVP7Sl+jBenbRw5sWPJjesqrkxZc13Ogyf7lRv38WLBck/ldcsWnlu4nt6yfu1admzaelWnfq2XNNvTsvHNBv4WNdvWtF3jvfv73Wq+uZfjLj6a82bQoiPjXm3b/7jy4sG7v1YLnPv42cRhH089/Lxx9q6lPzZ917FfxoHVrq0fOW/+/INBu5UrO9wMCxBA1EIDcK+5wuPMPdBaI8ujoiKkcCCxfLIKqQplAmvDmi4cy0MRR0wKRBM71LBCrXbK6CgUWXzxxIZcJInGrzK8kUQdd2xpwrJyxCnGlKaSikcJhazRSCU/RJIqspKc6jm72pKrOdcEfO8w04TzbjsGw8OHQcMIVI+u0v6L67b/1gwsNO3kawywzLTLTrPVpuvsv9PQZLNN08LE8z5A7UJtyj799JM0PkOTbsstRZtOTrcETA40zCgDjbQsAeN0UU+1RPDQTNvck9EF8SytU/8/1UtOvjtLxa8v/ugq9b65tpxvMss+ey/MxhSra9dLIUMtzQSRG0y5uDzxRCAZjfrx2RUpLDLaJgsi8tqmRpRW227NWjLcIJ8t8aqPgCw3RXFfYgrHaoFSF8ZvvaXXRybjvbckJae1dt4Zl/S3XiHXBfGsGNvCi1DXHOUMWd1yUxVRRMekS1bITttssTntzPXiXzmWLFA55wu1rkHZRM/h53xDj+XYuHv5zfTQW+0x3rh8uUu9ukwZNvN+nhS2LEcLeU3KWJ25PaW/841B8Vz2DejyBgwaaqU1xTO+WGt9tTD+4Iz1ucDIHDNovUCrNMHCTnYQzMfgum/ht0i0d93/HpvMF98I+bW7W7v/FjFgwc0NvEN5Q8wbXYMHrzvxFuE1nN3IAae8qsbvbhdzgbFNd9u/Ga88dNA57wrKqtya0taW0+vVMKeXBk+4L4MuLFQ12TwTN9z7vM1hkr2uDGnJgMU1a8EE/bS00QYFtHjdDvxrzeObl5hWk//E/lT4WsXOQOB1TTRQ6XePfny1RUXUVuTFh8/8iQdUDzP7ELwOsuUEVd9UXHcNueP3+r+Yx+5zNtrpLkELa5bfHLc5z+2tgQsEl41GRzcGThB0ofscvSz3wIlcLiocxCBFFLeSzElQX52zYAUF9kG9uWsoRuKbCy+4LxWmECriKpjm0JI6/9bQyodT4h6YCFQyM7nJP14bFP/8NzzNZCaJumqiZk4GnzQ55kxZ8hNxWKUe8ZiHZzlLj8x6ZjMFfTFq6/lO75xjJarxZoraE6DEPAY/L27HOzBj2l7Ig7Pg4OVKtMnOcLi4x+BgjH30gZP6LBa2XzGyP7VDW7L0Ekj6JehOoWmb7BREGvfECT/N4hYIQ+gsvPXLSRuKIQ41OEpWyrCGr+RK4VJJwhOa8l2Lg6UoJWc6CJ5Sh4RrZTDPdctfEpMnAcuWMcM1OGECLJcOvGGEDqOWmtFldQ+Tjuv4CLvZwaV2fYFegcDZp06lTVSSotN8KuYY+aVzV/SBI6zgGbFQHf/vkPOj5jRBpSpVPSZ3xcMfPAHqK6pRClTfq9+fGlVE9/2zZIQpmacgxTCAZo2cfjFoRsNGJa+9qk4C5ahaROMrjH0sLcAaWv9IOsfaXfJs6vnLzfiRwFXuMpe83GALizkwE87QQza8aU2bSUFylc6Xwzwq5HQawhLuFKe9/FdPgwrUprrycVKN6o5m6dRXwnCqX8WQMyNISxMhzKwLa97JuHez4wiGoRKDKGGWqDFeCZCJmQkWyKD4Tqx5xjISM6QhvwkxMeKsjlYLjkEdppzbkPF1ZoTONpuTnGsKR40DTenvEtXOwxxWskvDoybv+EWpMbaNqEFs7IZ2Mvuo5nf/9aGS/GT7tWP9p2xqHKKAagcpuG1yLpmMDupAKcshDfVEUK3lT0e4TKEO1blghW4ox0rW5HJ1qR2EbjQPp13kcpe6HnwuK8F7pKoidV7J1KUqzxteonb1ScWtEOrkWyWfoe6NdwIUZJsWu9tW7H1DlKNt1eZQI6qsaAFqYhuXV1Eqjiqih4LU0OAJRLOWr56jWl/J+tqWiU5HP7ilGv32imEq/ZOhbv3U+Ro6z1vRh3nSSZWluiez+tlqP2wh6F9DClK6njRXu3ojFPOaY/+Ck4DmlO9MV4hLqiLOqNclb3OtqkLpZtfK42Uveo/73qdit8vdxcpzyxtlZU45qyy8/3Kav/xd+Cq1uu3FMpm/qlU1P1O9L2IyktpSs8PITaQmk5mYLBxR/3rtYk+M42IutTGTKjqKGxMfRjU7YbV21jmT7HPM7MhHmK01stjUZx7veBvSctFnpjVMhEXmaB1nqpE7A6N+Qeug7oS2i2u0bBvR+DIJBzakiUQk9q4zbMbsR0DGkvHY6ChgHMt3dr1p0Klmk8+5Ede7o9yymd+MSmD2TcpZFm+dmWntyeU5ltZN6rjEDS0wk2673VZ3nMGdwTKbF972ViBWt+3t9c6bWnZ+8r67kmTqsRHUu4Hn02Ktx7UNtkBoC+eZSoMs8k1cwcRDaGJC7Gt8vtFoAa7Ox/+Xp6hTIctQITdf+4hovPwptDK6Nija7IRhFF+YfKtiE0RX7GCOMvhkbzUWpml8Y0it81Xy0R/18vdjprNPpSQ7cm3xS8ACLYam2Ta3lVWUXnRPN+vjVm6Txb5cf+t7q2heM0TSbtO1i47sx7x3u3O67rFf1ZYvNDu74Rz3rlOZR3UHuFjx3PelmHVK3gwpoISux2ajL1kBnGui7crOKOb1YxtD6Ytl3mrrvQ1pPdOOy7xISDBS6vO4cSzp87gzW1OtZaiFHmIi9T8rlg9TzPmswkUd6/zmHoxa1GLKkIb7Qh4Si/Y7cH2aR2xXMRKjtvOPp/2kW9Vq8tnVD+5dhvv/bygTrJTatnuVu0/uHJY93IAHO7e93nfCCxzfdc57WOV+7vbT3/yVk7cIx+xlBmo53fzuv/vzP2TiMvcbOD67GfoCPmdrmITjtDs6OYpptlTDjRhblJc6p+gbEJKpokWztM5LvF4xGgLrk14jFbNKGBVbOUpznwXbsfhIsECSmUuqopc7Qcdznwc7EwBDlNypFT0Jsp7LojAiQhncKFu5H1lBOob5QXxCqf7JPNrjKyMTG9qBKQOqHavTlndrsq0bP/7Lt/n7PvWjuzKUPwFEuzEcwDaTszNzs7bDv7cDQ677OifjQjOEvzsMPz0Ms78rN/DzOz9Ev0CkofWbQxlB/xjFU47ssRmkgTYeLJ+RObTIE7KSojxG0xRMXLSR47DvYZO3ubRMs41BOiPEIj1PQxaaaUAw0S9TG7Xn+BnTkhs0MUG6ajVEqg9ThJrWSy1ag51ai8UzGkXWm7Z4Mj5SqROMgy2RejWNY77aSjaYYzbfur62UQ5O0qS+2L6A+0KvKj+2o8MCrLe9+0Y0pJxBTD8vHDw+PEMOObv3A7z40ztA3MM2DEdzpLNxPMR7dC95dEN6C0B8TEMCnLt63JAk4yiD0yescR084kX/QLYrHCKqc7wrRDk2UaytsZQEA7ANk7CPq56LJJUgXDpLo7ZB6yeOigvl6Qyl68BL1DWVkf+5RbNAQhu0FVyUYsHJKwIpBssTSSqomDzCzWst/OCxo2S6J+y1Rnu4CjQgioNFAdO4q1vHu0sh7vu/OixHMTREbsRDdBRIf+S7gcxKd7RDsjTI8xvLfYRDe7Q/dvzK6ILLf7TKeSQ/ftQ/uRTEuMS6QqxKeLwWw+shJkRB1Mu1B4vEppsrkprCR9srorlEx4y0sZm0kXIZg5qs+Pm9X2SPNxkkUGOrTesj1Nq0UawsJNST2ZuOYQk5x8TE13RNpoPNYcu14lg8UrM+1cQajrMf1iQoKrmOdqoPzNDJxrMkS6O+2qE1tpE25vQ8B4GMbUShsgScrYw3vJxOfSTDvgz/yzsDyzBUx3dkP7jbP7dMM7EUy7c0z7bszvCkTrZ8T1IiyDeMT28MyPYEx/lcQ7o8yBSsJgXMtZtZHm0ardowIkgqILKpwporn7SRuJDjnjr5qxrElE/Mk4+0p4hhUOPrPPWYkrfyFH86FN7EH9eaE7MJyphKMMTEwRz8JwBzKOahqGNsE8+kMToqtp6rMeRowhJbOiVSIvYZlkJL0NrqL4jTRp7iSkLMTgNks6JKTyV1z+8sQ/ysy/KcSyeVzz5s0rTENjnMS+18UryjTyodRLQkUzRtx7vsRgvROvs00y30zj8EzBMRTPMgzNPwNEGjJ9ljOpJCtIyZPEy0vNjk/yvOWKcJfZBtMs2g9Cziaw+HvM1TE9BC4cypGT3R+7RF7LnpWS1btDFczIxLIVW92sS74pVTjczQOw/UMD1Y48RavNBEopVFYr4bcz4E3S2hXNTeAi7n1CNQ7K3wkE41TVO1xFLyxM4o5U8dgVIrFbw45U5o+ktjdTc3FU/4HDv0LFPszFZoxco2/dZ+7NZrA8B+A9cxRdf95NIdQUjVIU2TwxOIeiz2oL4J1EBlQ6cUk5jkFEk5ER7NcqJFIdEg7BTUZNHw6ZWSfJhLsrmDTasSPJWJYr6ZG8aonMgVvckMbNE1IRORtCh56rWgw9hlM0Kw6cQjXEKlQ0qUupSViv9V/Ygkkv0muqAkLNQdqsw/bdXLKGXWtdTKJQtXvszDdFXXav3ZZlW7di3XYw2mZDVLMV1Ppl1SaWXS/NTSo13TsAPTOiVXZyXaac1HpOVZO80nhWExMgqiw6Sn1ewxSpSMQVFVVb0MQ/Wfn3zZSGKaz9NMWJsaXexMjP1MBmSrh8RU0Ty9BIzY1KxFk6LFy9MrVNVEvRrUJnJVUTTQtbLUka1FWpFQ9XmVGnQkE4WeifSPjOSt2HGP3gPF1v2t6juFYr3Ss/zSccVWoBVH3BU/KTVacgxbOqVW271O++tKr+3CplVarWVD5TXX3h1a9tzSnU3HLE1ev1xX543aq5X/R3EhONWpLzfKJgd8xdspm6AjUofj1xqtQh2sDqEzNiSMW4SdsBb7yPQJsA2lUc4IpJP7VxJzqEbpza+ByRvVi5HxwJvbWAt70P/AL5A9vj/ruP+xtIslYFhcxpnUGh37sw2eMCB929nDwCosYEtDX92qmOHQ2WW93TP1Si8dXjlNWrItyN89Xuwt266lx+WFuxbO2nPE4RVW4TDtYeOl4a/FWhcez73cWSG+SjgtYqjl2nGdoDsVDkYszOQQEw0NFGH54KSETFXFK1CV3LtVuQPz206zNNBLY0ASzU171aRpLMNTPUldmQecYGV5QQsNrCliTPm129n8Y9l8NOGp/81Q1A6f5Fw4yuDP0JrmEU6woU19PdC+ZcBiHFbsA1anYS3ZDVr1rF0ZZuL6ZFfofV7eteHgfeIftlZR7uSlFd7oXTduXWUkdmVVPuUlrVq7DOVnnWWqPVehvWUg1s8u9WVnlZL5KuT9NZkPLaPMjcqmNAzqc9gCgrBIosCEjUkOxI+fQzkSNcaDTWAfvKcGlKkWBUFRaZRnLNXglMbcmrkeTB6QjcTxgURT4USGUbXR4Kze2SIQsw2NazGVNUordpRA7Z9D3Z6DMtLo86+pU2g4SWFShuV4RGVPbuVXvmFentJU9qlgnmhTjmGL5hAepuU4XGLgnd1rpV6OBuYcVv9pMLNe3c3o+wRbqxXbmgblWh63RETbPCXC0BwnBNlNyOPiupW8KALjwALkKDwVSbMMVu2jyMpIz/KsAhW+xZss/dWjXgxF3XPEo8SdTy3UbgZk2ExqyL2YdZ6xUysPQRoiX5PVBwY263CUW/2w/DjfY9HM1dXkZ7tG1qVG2sAfTmZe2mUqNVTWNu1lkcZpjfZo5GXp5p1hKIbp4k3sol3pkE5pp33sn83ll55pjN7lIW7slg7mCapowyaqd/WLyhLQBvyTqJYZZBNhaLRZ7wnJ6Blhjs1mjKuokISxVYsoJDyx8YHrC01EmcodEEVUxMxEoqvYl5tUijzRi+rfBAb/WZ1jXPHpMAaT7nZ21M5SPvgdb9fSnzx+25cl45jC7Qk8EIlc6CyCrYgmbWE+z1Ku3su+6SOm6e2MbCM+ZfAkZsomac5GVm+1Zf1W7Yv+b8euv8lecPxmZZ2eMye26ZxmU5lG7YGgYsSrFUXUjkdsTWNUzMY86rKGzDEGIN7cGmT53O+W0J9ucWd8zNcUynZStdDcveIQkAIloJYDFBCNa5NSHsjdxLNG6lUVZNoEMdwLvhArot0MMpL8NY3UGuCkrWeMZgFTNtwELtWNNs/DRkOaDbombAUvaYC0bAqX6JVmbN+1zs5e7AaHc5l2c5QmYqCS5TvP749WbDlHcwPP/3NBZ/Nv2+ytnVMBv+UNL3BEFz99+s818tBIIVBDJsKG0+stt2YSfB+HXeDnc6dQBWDAYq1xDp+K3O6h3pIxUsGNFdESZMzRnfFXE1xM2zx26ljrxm4uD5XjBmDUDKxTLVk6WWvf6RqbXcYl7MQN/iEPhjyVRF8Ejbrbytei3IsgxsONfvPQTnBuj/PUvnA992hFh2wCh/BtN2k7x3P+7vNBD3ftffBR1mX/ltrsbWIlpvM2l/fuY3QO5yE8ZVkKw5Jc69DMImp9BtUnUvG5AuTJbHHsQOoN9Of3jW4lvzwU/WedQzho60XTIj46zhQfmlGFNb4DS5SFH9VATnkfY//yWu+hJ6dIElvYY1QkKz8pYaNxSH6kBKFtL1et8XCb1x3zYH1d5WYWl553t/v2QG93zVZzGAb0fc/3Oq93PlflON3zzz70CI/6BwftqZXsQndwpP/6RDd0G+53qfc+hmBtABW+LKl0AxNcBHXoshnCawZZmKpJ6BOQz7Unlev15o7VT2xbkPP1INe0cpYjegJ8wBoeWV/n/vC0Y3OTFV1unOTXDX1rmrceDAPjGSNkCk5CitrRgUZve46TjEEpBQ5hahcnoHS4AVKdCbfvbZVwdK99xNZ6c5/zdx/m3iX33sf2VQ4vc+f9mZZ634f3F05zIo7pqs/9ji5t5T9pcNf/8MCDiD1LRD87wSkxKBFH5DC/RuxrZmHNvfHneMmCmeOjUNxaVYnH+Fmf9dhULFYBdp5euPFV/1nsfB8dUYB4dwrfKYEGCyLkd0rhu3f4GjZcKFEhxYkWK8K7eCpjxY4JF76D944fPn4jR5Y8adLTSU/4WIqECPGhQ4QHb9ocmPNmRJEKMzoUaJJgQ44jNx71CXLoSZkxW75jKfXm1IEsdUalSrSgS5srabLk56kf2bJmzcbrl3at2rZs2Z6NK3cu3bp20brN+1Yv37R34+4NnPcv4bqCD/MtrLgw4sZ9Ey+OLHky5cqAHzvOjHmz5s6QLc/17Bj0XdGcNxM2rfr0/2jKniuvhsuY9WPStm/jVrw6cuy2qWn39mt5d27YwI/vLa58edngyH3f1szc7uGTBUkWbOhyJUqTOweajPhSZXeVKR2Gb3ry6VP0KGfKhA/RZPr4DWnOpK/SIvyc+OMjRFREOBn0n4Ay/SffgN8ZxF1YKV1nn4IyBShhQx7RhxRFR2EYEnkm+aTehRclGJSFCEpYYoIpPcQgVgFmJ9B/GnVUnn43pkRfjh5uaNB8IBGUIUQDDVjkQQxJBJREJuL3EIjxpaefk++Rd+FRNAHJ1WmTOdclarmZJpmXiIE25nPTkWWmms+tGSaab7rG5pe2tTkYnGlueedwcurG557S/f8pZ52DCjrnYm4a19qdznFZqJl6OhopoYBCiqeXv036mVwNcuqSkV6Z511W6b140FZZcSXjVQat6tKqXI03latZXUWUVLHSmiuMJv644ZMYghTiTx/yeFFSGnFkrI431nTfgtZFFSuusz7oYLSrJhijthOe6qJAycbXIkYWJVsujed6JBSxJDGr33a5hmvfd1t1S6BNNYG4ZEThZefrUsEGOx+v6cmqK6vjwWrTq6iqWuConJ4yFnVnVsqbpND1iehyjFbc3MWCdRwynJmS7CeYF79ZsnClfdyybI1SKmahGZssss24EUdzzhOXXCbFN3vcM9A3q2wnnXlW3JiHEcb/GFa0+pUaYbPvtlvlSVMWdbWIVqOYon68gj1wjuTG+GyMBu60YL3yld11vPY27GCORLV3oon3OmslhiUBnGGHOAKOYId52213ifbhJ+qL9abtI3pJks2ssOvuKCxIjod0+b9BaYvlkEJ9hCRJiAtc33lWh6h3rwPy3ZKhOrscaXEaHxr7ynEW/TJzudveO+1DV7omzr4HjzTwdPUG+2uBKoo78bzzDjNtPjef8swyQ6+p9dlzb3Txl/6V/V0NEkUSS+I9W3WqpJo6b6usUgV/rakWLCvC8udKbbR4E/7TQjt6xCg3Cli7NjKRzI0rgAecXHsKgh9Q0U9at5qKu3BV/6G8bQt9XfNWTipCONABS4EhjJwBK+IkAFJOR05bVdgAxDicvBBv/2LIvtDnL6X4rSmns1IE7RegqjDMKlpRmOfM97moGOZnx7vMo2q3s5MlT2SZWiIVsfe8Kz6RerJDU9EwhcWaWSxmYQQjz8hYxTPKJYssi+Iar6jF5QGvi2jUk/iiYzxIZQZaotJOSpwmEv9cx3NOY9d6UDcfmnzNQyaSEuFokiBGflBCftMIgG5yOP+YTUZtM1ILWwjIXFkLalpLUbgueMhJ3pBDHCrhUgCIwsQZS0V5OxzYHFm4hblobTLajwiXQiyfoLBdfBudA0dETKUMyXMa1InoJII1Wv8m8kI0SZ15rBSTzdWQI2MBmRW7RyYoTs95wkvUF3W3sXKiM3pzXFTL7EgoPN5xjmwMnxmdGM8xejOd7ezmPe35TXbOU3n6vN32BmpQc9IRZfRU5/iY1hJl3oSQonyQeDjIsK6gylbyO1X98hdEj1LLgm6DSLL0g0NlFUtyvDzgCENYyPo0ayY2+WP+pgVKqOBSQkTykYBK9Mld8YdtLT1XSdFFrtLZiEfEehf/LNStGMKwcTMspuZGhMOkqDJKvHrfBDMKq/cRUWERdZjTtCUxJh5nnZZSqEDFOLt6ArR3ap3rWfKZT+WAbzpybKNdayPO1/lTiXwVLF3RqMYyHhb/rVNkXjjj+MXC6lWfw6teQvOInaWB5aGi3El4NFq1ZQVFq+5hCky/1qS3nTA9tMxbUdMlU558sFQVJRCvekrKeJWqq1/xI6ci6Tb+Tc5/w/IXKicSTGLlh5UwXe1IfdtI+AEVblipIbsg9zelfha7Nqrq6tRFQ8dl8EjMvJwiPzil0oaWSokU0jBtuJRteq+tB40vaX4n37ziE50F7St/CQtZd+6TseOM6</text:p>
      <text:p text:style-name="Standard">z/VGlDEplXAfiVnfxvcz8FSNr/cJLB/FzpfgnLxwvMNWRMh7MbCQAwqn+IUIf84ns7Oaydg/WitgCjE+tlUrF3V3/nM2ytfZqiowcUxeVq7ygTSiGsU/6qkQ2EM4ydhdFfyOiLmiCzdIOkLQK1lpbmGKlyW3qdqwSVPje+1oiGnWJPSdZiGDDgkfjlphgjE6ujUI8SvelTGGhXrD3eZlQGJ5HwCOmvQErzOAc8msZP1c8cW+98/a7h7u7teZIXmYQczGLD3fXAaGX3oKgo6NJZOoqP/6lab7fXSAA71Gxf8Pdbo0XHvqpaYQTWgQWo3kTE53XpZK6LTSpJKnaTQUGckZgulDapLbu6E5ExBXIlSJLh+Lk8+a11VGkXHvgwRME1rzCTdtnBOPRGdxxy1NFtuhFveskmT2qOyUaRFyGzRfcL7Ee8KjHTSZIqVshYlWmtOSNTVEv9CvehgDJc6woEmHj9JjddEI/zAolYwfgse4JFReokKRx5cBy7wSf874RgL7MUtbur9VvjRkq2sxg1O4Ykr9rGLMQhNjci6sTJrfZ/LZapqvr+G0S9+He0qVox8rfK6Lc3DXWmNTDrt7WLkWFb+X2dx25/y4c/nsM7lsA90NhdaNKgYBPLSq4ysatrIleXeo6neBmaoRleq+WKIuIq0IQH2TT3esZVGYSxj6B6MiOKZu3agdRQ+Z3pogPY3oRtdeHi+c+FnzLjJRx3yo3Wa0yWnL8Y3LuHDSz7wij81HD1u30pH3uEdT5rKNx/wD0Ne0hAXjR4PtELzMKjNQhw3ebD/pl4dorfNyzaQte32kSl/12wGavevx0y4TZr9biB9GAVTzWydfitUKTUucX+M5ezC1MfOZdKEtj3zOdsrhmsneuRi/dLj/gopmDu3vsHLZIQAZUdWsiWU1HNCayLVu/3K0uPQA1/pZdxbdd7lDV7lFaAATh7jfZzpAeDDeRpbrZ7qYVrFpdwAip72XKACQloGYiABUt6ioRyCKRrJaaBcFRoEZl7prZxDfcUykRiPeNb3eUuL4Z3NzUrPLV/B3F1IwRpzKR12BdkAZZePTRnwkdey2dmz0NTOTcvpeMvxHdGBoMhP0Qvk6NTSiRu6IFcKrcv7Hchq0Zy3wdZUnRnr/1TfcDEdRCwMV9HK/eSczcGh30XLgHDHUWjHWlngBHaY5zVWhmkeAtYJA0pcAqogIFJgpCWeyPUXIi6gATYixYWgIJJgHxLe51WgCTLi6HEewUniAxpafUUcCCLH0sjhqilV7BEfrP1KIdWbegCTNOXH1uxe/jnXi/SSQvialy2ZDFVhk8XU9oENjf2c3DxJICnIl4GQ+f1N3F2Zryjj1iRQJx3O8MnbbIVVq0kX3AkhCakU9sGg0Q1FdoBbT9jhL+7UtpCXjmRNcxFS4qQXaWXO4xBT+zkQQ/AZx2mcIWpiCgZiJmKiKJZgCXaiJ24RKB4gQD6iHj7eJX4aPk4YQf8GJMI14D6KYAcipCVWZB2dHCH2I+k1HCTqF2WQTyB12cyZn8y1CNrdHEatIf4Q0c61YZ11FLOMFCJh2UkJFxCS2yppI1FZhCwN2QOFGEzqj7P8VC2JY3gdn0qyUmzdonIZVUeIHVJ91g7ZmU1Q42tlHTaq3SqVoY+k0hniSwf9HiWFznhpEpKMCB2SVR+pIXxhpOA5oIXFpePVJTh15EBKEUei3sF9pEH2JT9Onj8mB0SGIl5Eol4aXh5mJCWC5CdO5GFOYiIqJh9CJsN9IMixnqiQ3ett1qnI3sMIU63Nn9XkXrY9kg5tULcYYfBhY7GVXfiJ45ChVq4RpVtO3Sj/7dq1VeUy5hDw/VJ51M3gdN+JAKVJqhhXMk7SvZ31/U3lnN8QqhLmGEWQlKP7vVxCZJnceV8i2V6t0ZC+ndtX3qMjMpRdSiBd/mNkUqZf8mVEVqZDFiRg7qEfpucg/iEeYp58FiZhvqdEcmB/GibAXeR+KmJIbmRE/mUEcsyB5uVkhFgLXiXUlZvMCZ/74N2rIIy0yKRN8VzUZQUDaRtPfghUjt3RbeMNRSXe0J/yGSXLgagw7pTaNA5tYifibOVPllIz+uRTBteOnJe5nY5QPktxZlKOvqZ1gksN7RIa5lBzgk5ajhewbAW4ONNHCIiSpBm7fcXcicUh7mV9qidj/+qjgS7mXMZngv7ngqZeg+IlJzbmIg6o5fGnZOrnXabpoJHpYy5kn12mBxYY0DRenjIknNJnQtpnbKBEQZhY33WpddQLij2NuZUHLJZX6pwHIm0NsVXqLLkIkCVLLvoi8ckQ3AzbiAITUeJUeUgNEk7Tj6GfdbVXT5aU9FWNTBDnba3WJbVP/GSdb+5HEfLYTo5difILrubbdVIV8S2IVokWEkYTdzprv5Qje4GllrDnhr0pRWran9bpg+rpmhIioY4pCmJmYm5rZlIRuvqpmVYior6rggIooFpk5SEemIKeht2rvIqpmuKpRlpGhN6Z1b3gRLmZbGZoDV4Ui0lQG//eykuK5hauVtF1RxDyklJVm6z2kpWOKtjMKGg2DEyyKMJ6LLM6zC5GlXgBxfFh4YoGDo7g362GDVVJ4UhFTav1IoPs28paZ5aqGdyljpm9m1FJKZIoybfci1rGYz2CBEs8hCfApbtyGJrG6X2i554mqrmS65ny63yWaX5+K9W2awDOKYHGq2MKJtZubZuibdVS5KBaptXuq6GubaG257nSqb8CR6o1DVToyCc9hRBJFKW6R2mq49a84oiqjpMBVWvOJm0piJIJm68B4+TwYBuGEqSaTtekqK06Z1Yx3dcNrrCwyI2lG6c+Xylxpa+mrImWWYparDdq2Xr8TxKyn7L/vt/MPcWTFC4pRevulle+uMfKth+TlufZjuDVwqvbem2Arifbdq2c1m2+HmS2smu6mu264uudtq0jnl70aiu9Cqj15m2Bqm236utkiiubZi27Aixo0AhRToQnUIRURIxY0ErESIQnRExU6K9Y/G/E8K9CCLD/Qq1C8K9UJLBYLDDUHrD+KvD90u9C0K9UYGEDUwQDR8UDV3D9TrBY4G8HC/AHO/AGQy0FJ/D+5mD+eoQF968Do/AAQ3D+7O8La4Sq1k8NI7ANnzDUghQKS/AJM/AAO7ACH7AFI3EId0QSU3AOWoQMD1UCG3AN268MSzEUUzAA47ASdzAT73AVR3AF/zvwF5swFRuw/QIwAm/w/ApwRUBtP+yB1IZp8zro8kKvHJvvpk3v166vHofr9YZt9cJn2eItt9LxHt+xIXPv+SIoIffbHHvr9L5vIUOyo6jAJWNyJmvyJnNyJ3vyJ4NyKIvyKJNyKZvyKaNyKqvyKrNyK7vyK8NyLMvyLNOyKFOB+BqU8j4kLrsp+d6tLvdx8iLy2GqtI3dv+5av9oItIKOvIlNvMM9rICdz3D7yOTEzMU8y10LzNSdyny4y3ZJGLYvzOJNzOZvzOaNzOqvzOrNzO5PyC+BxJYPtNzuzL8ttHvfyMB8q+HIzNcezNPcrYo4rIfunIeezPn/vPQv0H//CLfLasfqCKyJn85xOrZqsAgz4wypo9EZzdEd79EeDdEiL9EiTdEmb9EmjdEqr9EqzdEu79EvDdEzL9EzTdE3b9E2HNBXoA1loQrlKb0Grax0fNECL7T5vc/jq8y8bc0NqZlAL6vb6sTQnND+PHC9Ps0NnLx8zNfOGnjZTNZ5qNR5PNPyeZcu61FVsSNOqCwUdEFtviFur9fmgNfyAEkgsiT3+2ApXBV6j9ZLstV+jigd50FSMilqbtcu2dd+FRVx7VI3A9WE7dmEXV4fIdd+ptV0zBF7zR18Di14vn1lLNmNHtshC9rtxtmFfNndcx/rcdWIv9lvX9WizCjZftVz/DjWfMvJU26l7Vi9CL/VRjy/2erPz9jY9py9xU3KgcvVD+zZW1ytui3UhInc1n2BX7/FYO29Fu0y8Ka62UStbUmvZiLeNYs54r6V1EAxtpjd5I599iFYrikh9yLdM1JibHSuTdXd+7x95A1sl4Xd++/eIFc5+H2xTkJfU4Cp3uzeA//eA47d5c1KuMTh8b41Skh1nul15s/epclJ4/F/aRnNyi3g/L3Qjh/VXm7gkPy9Qg7VwZ7VjtTiJ03ZwWzWKK7VQ13Ydz22Ll7gwN7WNH7NXDzd2g4YdIraVGbkopZozDpIvNbm77AcP0ffqiI4aiuZUdTYcquWrbLl40XWU/0pNhDz5kbus33GHtRQMKvmtZ6vqmYOuS+1RlSsOvxgsl5f1kpA5cUXlmjP5xaJ5EJU2CIXOmrOQai85tT45n2MZrHEVbc9VQD9zbo/4c//4ITc3iwM3pU+6cnfzjc94iDv3i4P4Vtvtbl/6qDP3p7+tdNd4jkN07Fw6kYetdreJgpudDx6R4pi5hj+4jUphjLCdhI4HlkyJEDkShL9NO45Sm8V3git4fR/rsZ7KhHt3iHEO991NzZo3ru+aUrZ3s9ohhFgnnZthLL73gnN7gDv4snpOuxdJiUSrtiXOfwQudhr6CQVS37rbjRYpT5zOh0d6Pv6xpqM6+4Y6rONzpv/LemV6equTesJDVoxDdTMrNHQDeUNbfKpT/C4js6T3eC6/+sVX/MAzdFUzx0U1rNQ1bIYEqUPl9ayUy8/V6q2YEMPAC0vVo5Wv0NgAGetyFZQBxQ2a0K145XbMXo9ZF5UlPY8KEHq315/DBNHxTao67M/RmLR0Kc5H46wxbSsyE77cDy4ZbdJD2ZV5XbQlfcwjmd/iysxXvS0iy9LjuQcR0KQWk4esCmfefZ49PUq8No9RTdi/BDE/elGrusb/NnVX+m2fuj2LvKg7vqn7c0TXlbhKdeK7unHXc+NXPo9beucH5nRnPoOCs0SbvG5D/ok7ynYWZ7pXCJLguxG16IT/f9m9wYdqZcf70KYu1t962R6uz/7LdVKN5jcy0ui1wxYG+XuR8M8sEtsmsVuLDnp4JoQTopcrraOEM/i3I+cRcX9tUSX4y7v9QcsFhW7wYbhiN5lsMYmSwRa/HO/h+7hR0/jBy7jmrzgwP37o1y3lRz5AxOsnkOBAgwX7JVS4kGFDhw8fFpRoEGJFixcxQpy48WDGhBxBdvSosWPIkRFLpgy5UmVLli9dxoRp8uRHmSJrMoSZk+dNljxn+hTKsWfOoEeHJkX6s2jPpS0zPpVKsWnGd57enbqK7xS/rl+9hv0Kb2zXd/zw8cv67uzVtWzZgi0rlq5cr2Tres2qV+5a/6xq1bJVi28rVnht1eLte4prVnxYtWr19NjtZKyWK2fGrPayZsRnKWMWHTq0586JEZsF/O6w6M+Jwb42Pbvz5sqUOXsODFfrWa1p18be+zW4Y8l+C289Pvoy6b++86r+PBl17dLNOzOOPDy6YsV8Fe+dzhvuba1oJROGm5v6+NPj0eZmzBlqVfsVpxKNqvQ+xvz9geJvJwAJLNBAh/5LUMAFESpQQYEOfDCpiySsMCWjbirqv5E2PNDDDzXkr6YOKWRwwqaeAvEkC2lS0UWnTEyxvwFfXIhFldZTb7d31GNLvR7L2041xtbLrLwjfUySR7iAPLLHwdoqEq3iTiFLvP8gi3NStt0AaxJJJr8M0kv1tHsrzDOXVDJJIc2MrDEk2eyNt8aITBNNL+c8srcx52KtN72i9LGrHoFDbcfAvEQUTT0b+1HJMsuM6y088VwNNSTxRPKw8qbcTrAhoRRsrd2a+408N8sjTEgyJwXUE5RuVNBBoTCMlaoQbW3RwFxj7JXXiWoM1qMbZ/QVJ2EzRBZGpPxbsKqgnjX2V2mpDRBaFJN9kcQVqZ0q2GnBFVFZCfcLF8IalXNrOdoyM1RS89L0zq55oxPru8jAc/M81gJVa11D5zWuuMm2sw47zZzbir3SLE2YueRqu+25wyw1i2KEDS00ttUiftjg5DjDDeH/zuD8lC2C6YpLLCrh7Ri5gx+uOK8t3eIY4uvUZXkueuWycrHqGn1r3X0ZwypN9hADLuL42movt5OvulBZDqul+loVt0XW1qm5dtHcbk30UNZdwWYKv7LBXrY+a50dNuyu4QZQRqvbLnHaaJmNW6Fw9Yb763Pvo1FYc4sUlVA1wRQYX+A4zRlTxM88XNPCK6bSK8KmXNJTR7dk/DPIU31cT8ghXTTyxLGMk1U504xzUklNDV1NyUsmj3YeZ9bLczXN4rTQxHdME7hMS/a0eMU1d2zRH929OEzO7QxUVDMBsxg0Jv31PDsw2Yy+++BUJbWhv0+Uu/xy0QZc7a8/JN/9//Rv7XtwtO0jdtyY5G92bljFxTXb9eH3Pl6xTXAEXJvX3jaiANKqRgJcoNnmNza7PTB+L8oZwdjlmoutJjh3kVP17tWdndWLOF+hE/XasqkL1gw6izlhwQTWMZy55mBIc1rTbgazGUqsc9Wz2XsslcLYtIaHLqMhaXKDFiO+LnlpwZddeFQWyy0mhE+sSwiBQ7EqjQU0QUyi0oqYGddZcYskXJkUq+QbM00RUHwJFb9O87sadpGFq0nPq46VPxtVjW4FjFAC72c/PQ6SWw4kH4iyViz2WcSQDDQgsB55vgnuj5CVRFD/3OYt/S0Qb5L0GwUt2UAKNihw//vWKAeypP/M7aZJXhrjxXoEmTctz3SU6lcK0wUpLnGvUjRbZVtuFz3RvSt1ayHe6UCnL5ZFUXhxodMzWbdGYZruS6ZiHZA0lrI2CrN3UgImkoLXuMS1EnbS1Bn4ygk5IHkxaaBbVOam15vWiCyckxHV0B5VnCaVTlUn3NQp8LjHRkLSfFfrY9qwdUixoXKg9AslIuGXUD5G8IAPBSRJ8uY/CEayoR2taCYdCUD9aOuiIHXgKT3Kt0D2Cn0qRZYaS6gX7PDDX/zwBAGCqEIr+uiHDhsZxH76xCzRrGiOOc3OkFc6DK7LiD7tzDyf0yUZ6nCJm/kd02BjQ1+mJiwtFKEHSXix57j/zHhYgqm9VFZCOtnLhD1rqxk3JsSuNsxdUc0gNJP61TLulTv4UiOj5hI+eYIJaashYnOCaFd/NS2Pg7SQAjP6R01ObWsWtaxAGZpZgi50sgVF5SQ1G1LI4m+0lGRkSS/rWEy2dLUY5aREDRo3l6Z2Voss5UZF+bdRFQlzafIEDGDwATGkRRTljKukIGNM2c0OmdHrElvEes5bLmqDdOTg57DpTtSpKlXKBNMxmTu6MZpzTuOVUz9Bd0zoGa9OjjJsYHXHSvEw7zOZkq84wevMsuL1e88cZ+PYybRhRm5Hw+uNdcK5L6jhs0elS9z32LTYgIbWj52sMGvJBdvPcpbC/x1+LG0JNEALs3SlI7VsZ08b21qZcsUp9bBoTcri0n60fajd5Elz+2KFas1YGH7t1NqiFZ+5UStI8IIj3pAAMdD0L7szzqXck8EwkrWD28FcFpvWGAx67JyrUqtbw0ovHCpWyjT8qRd/p0W25pSOagYVmOdVxYaNVYwCqx2RA7OYKkenr2cM811eE1d22karpUoqG3kG1pjG9Hp2gqIbdWSnhSW2Xbh0GnDmEzX1qTbDB1WxIutW4omC2JIuvhtEE6nhU5/N1I0tpIxZHWrQRpbU+TPtrD3JPxFrFMZdm22t65dZz+oKpZp1zGJ3eTIRtOEIdkiyGE4F1iD7xb+Io/8dOWfnLlEll02Rnp612cxO6EqvuWGycnmZKLvsuhNSL1zjPrsszWhOk95iYu+XsKqbt2Sum6KC8n/59Th4NvN4sTu0wfW5XHZS7HfQQx04JQ27lHFPlchZziyNy82hRtgve9Ox1EB9YR9LkKM/JlurUQ5yYKt61LxGcY5NbNGXx1rkI1d5yVPeUJzfvMU05vCtb9zhYuccoTwmOc1BCbdpZ0+WkBGDCZhtgACUQg1d8YQa1DA6fu0yZFX3xNeTqyqCAdSmAPXEec6eXFlypU6C8YRNvfL1r5xdDY/5OtS4/aa680hVv7F6XE4BUK58PS13N/vbwY54rDhxrlxN9OP/0RrgMWNs6zTDDFTLzMPqAlrR7m7moNwYF8W8cM0/2yueeYYXXGpz9ThjGsziHSe9XpGMXLluWlW/sm8OPGR2PSxlqtvkLp0HoBXUY6dj/Olh5xrmLV+5/IguyJ/buOerdm3KXe7zFLcW6bR+/ie9j2vljy/p2cetr8v/ffNHNOTaRzWFd6vgQKWFAFA/ggGe3S8h5+w4ntqTGl5g2TpAChABEaTgEALgBtCjLUQgCDIBEUYgAxLgL/jhASigAzoBEaRuBijgCDKhEz7wATMBDkQQETJBAkpgBjCgA3IBEVAwR9RCBTvgAV/wFBagBvgADuAgAhNAPd7OAjugAFFQ/w34oQVqIBNCEAk7IRc6AQ6AgAS6C50ejpq8p8ugB0hUZ1XM6uE4x+FUh5j8LcqMZt9ED8ACrt6+DeLupJiuyXUwpax8J2MW7ktsSZwq7snSyNGOZMteRnlOhbyUibu2Q3xswsXa7/ySz/lsbtdO7uOiz/3UT/x67BBljaSI7aFm7vp6bRFdbcYeUeeqj7TWj5QQKBMl0bZK0RE3zOhI7BQdKm5AY//So/9sqv6w4P4CQMlsyp7cgqcajeH+IvBsoA0IsBOaEBHggA+kwACYABCmRA3QIAh0MAKFS1WAEA40MABmAAGOABlN8BubEARNEAW38QgIEAUJgE1mIARY8P8ES4AU3sEIdRAbUbC42gIIz/EdPeEGdRARMhAbP5APnhCIti7OdkZecqfyogv2FCvNJq/QMi/c3szd2g66hsT20grRSMj2doYjERKKNqiMZONjOKY0zCuvRujxODL0duPRysjboiTSEKvyXIPSguiOjM/WWjERa44SEdESiy4S++YTFXH5THHnPqz7VJEUPRESlfInL+kohRIox08Twy8qTQ4peQ79rG8qX+3XWG6zhg7+iKbRoMQruoIfREAPljEXSSUjYchTzo4AKCAICLAAmVAEH3AEoKAUzo4ffiAIcmEHJfA5gFAIAwAMVnAEw1EEwxEOOgEFX8AYOsAU3NH/HqtnGzuABIdQFHCgBuBAEhBBEiThAkhAFAgDH4AQCVEQFfjhMyVhBB3THzvhCf8QDqmQDvWLZYiHTCgyS3wzvJ5HUMCHvSLNsMZslogkz3ajuobzaEAnnCLne2AnaDQumq5KNjZPu6LnSY5kMBZH68hD7bTMcW5TSxysOBstoFot2KrSFY+OEytLspayPnvSK7FS+kYs1WrsEkNJKnWiEoPOP7/SPg2UKXnSKeGTooBuQbvy/YgyPqmS+gIUFWER2SyuFwHPE0wAC9qyFE6h7vih6iqO69QIH5ZNCjLQGAuwEyQBMgtwBJqRLQIzA6UgAz4guQ5zB7WRHUnwH4/R/xiR0B1V8Ag4MwDsMTJO4QG4kTNLoLjkcUUh0C3ZYjXdkQBEgR8zkA+ENBNMoTZJ4O22To4cpkwZ0pfgjPUk7zu8Cs5CaPXgg/+WqbfmKjxLCA8/0s8CJk1PL2lSZiH17bDUs92yEK74DI3sSJtEkktg8soIUokqTaoqT8KiBhN3ckA3sbaYLxWTEj+58kBfcfoANBT1Mz9BdRQ7MUEJ1FSv0lOxhvu2r0ErNCtJVRT1BixdNVbTbz+3klM9bFQaI9mIYzBsUQokgAkmMLn4Iit8ZpY8AQlqoABjNA1uQB9iYAWR8UUvoA60IhozkAeN5hRe4AKxcQQCwBPggQDOQv8tQQAb+cAFPkANxrBI/fEFxw0t1nEG3REV3uEGX/QbMyESJkA9gLAJO9MIYzMTBjLwFGy8ppAKCcXL0DAKlSk9wTA3Yy95cGdScWhz/kRlKs55qGng4iW9Co5idTN59mSr5lA61Ymw1klSsMngCqY88al1Toh3Nq448uxV2vO2YE0+L9XTaNUoQRX7chVTkY9X+bMRY85SZZX8ovYpU5VoI1ToavVpm1IsIRRWHbRoRfVoi7JrRzW0BikWg8yJMLLB1MIWcdEZz8JoLqViDuMasdEASkAN9EHwRAAEkJFHAeEUahQCoWACH2NJL7AApU4U+EEU</text:p>
      <text:p text:style-name="Standard">su4U+tYf39UD9iD/ik6BA4/AYPOW/zSTNZ/0HT6TBP2xACXBBW4AFRCXBSMTSYsQNLHRNtcjLWlGzlJS0dR08o4IiLKzp3oPqB5mO7ukTqnEv2TmrOByz1KPjPTUUK1rUaesjvjvN82r9Kh30SBtaSpNhQ4lZmfyhxSGjqIK05TmPydRaYM2xAT0VUs1aZvvaqeWab02LIOSVQ0UVRHUas/X48qWfYH2PenXfwsRbPF3VUVtPvmXag0Yfu/XVw0p/pYurXZDFESBFGLgFiUgF4ern/qvTd4BCRAAMjvBXBNgT1KXdIvAA0ghGv3xRicwLg4zE8y1uLzuHSI3NF1gFLIuMMqxXkuAX++J/0k90B3VQBQQNhdGoAMwkEcToAIvMBcu8zVrQBKa0DRF4U8Wyw1TVksWxbu4UHZOsiKvabnES3Fy9ti2Sgvf4p+0t76UhHbuq3DEOJ/g8LzEmHg5luGQM4jqjXgKTDoxbmBeRssoA4ylsHWAM8IOrH6NlmsHuHy1cmnR133r84AReGjtN36dtmoJaX8p1Hw3LWvFtpEeOScLVGvDFoD/V9jaN5QdeSzLdsf0aOmCdbdE77z4oYLvrxnF9LriY0haAAtA+AImwHkYwwawIAlCU5jVUjAhUALNInXpMQAQRStswG9d1AU84OziIl+duDW3yEe4WYiJGDQzQQocIBg6gP8PSnOY6RIDXfAdbfAIIfMJRWEy2K638LiIZmifDyYkbTfR7rh5u4p214xlceiK82pSLcavhkNxDFV53wryQE+uzKKq6CljK7Y4aS/MmNV6N0YkVWhTvBN7IhWMHvWiM+cyKqlTrTJTIzl9T9mSKbk/WRmSNbVp5Xd9AxhpR/mSCVimZ3qRbVVof1p/BVhVFXSVdTqozdYnNZmmOwpYy3IBeXH+8KFDj+ACSmB10sWZ2KIBIfNd40DwugIe9jGKx/Edo3EvcXTxxDVxYfhc07Zv9xKbK3ebEWAGI7ME9AEuIKMcIbMzYTMT3tUK2jUZsXlcg9Ad4VEeH1A0+5EPpC7/XIFzDQfseLgTcb6Y4mipOiX23PZl87haTj72SrKTCknW28bkZNXtYTsooCUv33IzZhtnvUZH7epse9akstGNtGPIryf5pYu6pVkalIvbqSX5fZhaakNVgWEaqkl5pZ+buVsVqXO6prF2a5O6kj8Zuqubu3eVbLEbp717uo0aV+UHbZFtlheso9Wigo21BGhKwD6letgiGiGzdLO5wQgACfTAA99ZDQKTrRPgrj3hMKc07GjYbwnbBRKg6tDyAYwhiC+4iqHkctnRc4uLHzOhdBOAAqqgCc21YIUYil/0AUFYcQMgDAuNn2mDYXyDdqtog3bXT+pU0d4030Q7ibqs//G0SIuY9Xgj414+ss88esalw80e+rkwWnqHg8gfr69WEiwYr5tUSEl4r13k6DZs8ndO5jE4rZXBm5Ez+bvp06aX+6bHu5PdE6ive30f0afffKh1bVPTfM7JfMyTGr0b2ZQpK7zTHJadu7sZ2BEdGEPTA5dOxpjvry/hYciIQ1I4A6xH08GHGO2yNAqScV8Hly+XODJ2dLLtu5o/UL/vOiuK1EmRC9U7EA5yYQhJAWEb3AMWIAoKUAou4AkS99Xh+QYZMwM/MAMv+DDa7WHrkODWRL3QZIzKWGZNZ7ONk82YBMLi6ZfoGw09p0lIVot3k46Raa2kI9/E3boazdgx5f+NXHZl0wX2Lo5mE86QUYVleBGPQBG5n7rOlxqp812k1rze75wRBx2Twza1OJmT8b1XPbnfVVm7/VzfGVTgD17QxTu57by837epQ+mBM+08Rvsq4NsAJBDapkdH8pBI6lIH+eCEu6o3oNUb61GFO4GFDeMdFDutsVR5+hYyR8Cu6SRfnTSHP6UcP1CwyfldcbhvQTACQyAIjBEFGzuKR5BLTbBcpVmxJJqgxayppoqFaJzS2uNjrCq2r6rkHVrQbNw3MLKhheShjRzSq7fxfMhNj4s4oV1nlpyvTE/adM9lNxY6uxeOSprHr0ulj0/MdRUqhfo+Y/ri75zfKV7x8Tz/fx2f/VLZ3xn+3vW84WcVlRu/zxGeuF0aswDeuD+fFUc/0Be+zYe7zJdSqjUeeg8Dl/FPybAU9cgkMDyhmkfXNLG0N4oZCx6QDy7ABwigB6SxmZWMK+CBA5O4HpMnchv8wX2/c/cVVcR1wp0USqPYiO26ne92A5h+X6EYRp8w8DxBDMTg5odKcvILYl2bnL4YC13bCpkdavRYjpWzt66EY1PWO90YIN4JfIdvoMGB+E69U6iwIMKDBhnyOwXvFL93/PBdvAgPo8eMGz12vAjxocmBJAVqVHlQocCMCj2984RPps2FM3O6HMgQJ8SeLhPiPFVT4ClP/eIlXaq0KdOn/06jQp0q1Wm/q1izat3KtSrVpVzDXvVK9mtZpWLTaj1rti1btGrjrnVL923du3bz4qUrt6/fv4AD79VrVXBYwncNK8ZadrHjv4gL940M1rFewZQzD96sWbNhxI/tPobMuXLgzqW9jvaLunXq13BXk3Y9GfZm2bi5YhR6UWHvlUZ9xsAixUCGBATE8JOZEqVFgTTfLaiBqPqIAB8uajz1gEKHTIj4uPDATwSIXJ0kuYhD0tOMKEdyZZIwQc1LojZAZEo/fo9R7ggc0cl8JagB0kzuYfAdgWqI0kINcMAhngd7qDEdHIhIcsQRUuQiQQkLTSdJJnAAQYIoBtm0UkUTtf9o0YsuusgiRS/OaCOMOMaY40e7hXSgihfdpCJzK3HE44FGTsSTUDEVRWRIzOEkU0EvDpXQRDPqONGVOUrUJZYwfrSdljtq19JQaBIF1EJMLnQjmTq6WeWX2115EkEoOfSSkyJ5NOQ7I/nZZ0pB5maZbbGxtpehXb3GqKKuJfropJQuFimimIpW6aWPXnpZWp5mahpmiSmG2myLVqrqqnFRdpqjcoXa2KGgsRqrqLPaqiukuLaFm6a79iprUjj1tptvUq7oyXBSjJDBB2KIwg8/Yoghp5LBFXRRdx3kggiBqMhEkHkYSmJAAKIQ8GAmJEoQgLU0mYceHxeQEJxC5Hb/MkJ/Hp0yQwjfwfEhKlQONIMxR7D7YYM41CBJLuKNosYpp4gQBCJSZGxKJx+S8s6DcHRSor3TUqznTiUdpKeeKbcMEcsmMdTmmkFleyfNaeaMLE0+wpwzQc/dZ2aSL6fc3EEZleTzzymfzGWMPAYaaEhTe6S0QT4Dh1LRyEKXk5AzCaXiTgX3BPOaZScbk7C3yVYrYMNKZirbbDEaN914exbs3ofh/WuvfNfNd22u8vr23MDCnffidyduOF+0+mrrqaQ2XiqrlmcOa7Cc3qq53IP71e+xoyft0ik2EHfuDcqpbBCLgFZJUOqdbIzICGncoIYJAYYsRScmiiLKDEMc/xEyHIUEcMMLP1y8sbMf7EmUed+Kl8DERs3QO8cBeGLRtN7PoKDCJaB4YSb7etDQDBQcgYgpv3MvbcNwgFevKEdFt1B7Yf9JE9hCcpIA/de/rxXwJlWjGo9uEiQDPmlQPYqa1XaypgD6KCfQEYpRlAQUONGIgzKaE5g8OJIi1eiELdKaymSGMxbqbIRf6tL+5pSloMluZSY5WgOjBCUDbmQlPNzNS2YSuqx0DlWfmhTlAge4IjrRbYyLYhKViKlOSXFUYvlc2z5zucqVBoldfKIYuThFwn3Rc4sLzRafqMUxDk6LoItcrnYFR9gUizc46QiyOsIs4yTAE56YFgaZQ//Bg9ikO0GQRCcQschOxA8REfJQCQjwDkpaDEPvc2R1NikwEMlkJ/nZj3ooNJQHGGMSHeKDyBYJHmcloHcMIsWDHjYh/4QIQhga0IfM5zDwSKI6IQPPh4zSEay1DGZLcxnLHIJDnqRpZmyKyEmg2UJoyqQjQUzJyayEEZdsJGhHwpM4WfK6O6mQnCdZ0zh/MsMQXvCd4fyhmZpmzK2Js5joFNduAGjAJn1ynGryCTPZ1JN7iU1KV1QNFMsIxiMiLqGUqqNE0+hGOvptoaJiouAqOpYzmvFwZITcqyZKUrYpjqEjlRzmNndSiEpFVyWNKRYnV0U0tpGjaiGdsXYqHCz/HGF1ogikT/T3nGuGySii6E4VfvctEpGIkYhwFyCkZR/xdQs8kOyEVkM2gjckQAzenB4IJFRLnogvYd9iZP3C40qEhWxhoqBfJiKmhujggwIXAw+BPAYy8KyyOlKI6iRPR6YaurNLhv1gDLUkJniOBEZjClPPFAhPMwXFhWAjmm/aRKWKWGmxOGpnaEELNaot1mp30tlnVeulwxa2tbBVUp1Q1sw9GWSHRQKUA8PJMx7dBylFdOhHU2U3lnLOpDhNbhZdytw4Gkq4GL2pTZv7FEuFsaWFG67jlMvduWy3VcZdrubUCNLgRrG7q5ro3zZqUZkSpljwRZZvTtHHZzHH/xPVEqe4HIKymCxkYgSwWO2qo1WtIuICBXImAZDgBfd9C0Mh09dxxFBMmuALBIzc1/Ve5C+ARaipas2FKxGwoF2qYZboG09MCDC88e1nmPxo2IhC9q3a8YFAKPJIMqd5taK57JgEZa1P8ISyewmZZgdt4AVx2MENfgScSOrxQ452W3Euc4Vo8nFsy1SkFTUWgkdLps+SZs8qI2uHu7Xw1zTozIKeSWZGbhJ0qLve6za0pg+tY0Sp617boJeKd6szdFf6XSfqTbt2xq5KFd3nRq9RLeVN6RxVtURGMxemfKbz3gbdKD3/eSuly6Oo38Es6FESaw3sZotUrVuHKEkNzP9rQ2CrcwQE/7GgLnnAGXbQAZGBxwBpIMEe4JHqmcAjX+L5APYwor2rsuvZImur8aKKrnfQL0MukNj++KEuEAiI2vibzrPZNSCouivH/v3fAdOcZj4RUN3w5lNlvfzNVY+wyxecGr1RW8ieZBa1RB3ynIbiQRddS7GifS1lv6RbK7+shUcmKAljKNqD2ynLtXU10gp4wXh3HIIzBK5G/WzpQkeXuJtG7qe762jpAprkz4VoyS+d50VL+tGQxvnKlYtSUIW3b+OVY6JHbrmdW9HTqzH5pjIdmfiuRL4EicEOHPEsFndzgkZZ2WVnyJOKqEEj3juFKPZwFFcTZYanwJ7/QohdETaHTSDwgMcnRXEFfZ6iQvrNCUkoVsmBoAhFgvReXQfiCeFJSybSEgiLCcBAjCCef+h0XeQdLnkfKxPJEJemNIFCTdaChCIRxKfTXqSt5zwWnxek/EmorBLW15ZpAE04jmBX2XBKDbXIlLI2UTvE/ZnQg8n6Z0SY1EwXxrnhRFTvydl781DV3OUxbznTdW50Lw5L0Hhu79CJjnLwZvf5Xwmp9McvUkQr1LrMX/qhZ4709E5f+celzXSDXv2r6DS+H4EHElTwAatLU54+pHfO0R6C5E0OgU14EhLBgXX1dna+tRFJo09bw0xnxg85xhLedHXYIk4sRiUW2CCa/ydEFlEQAORuDmSC/ARvJ0hAlBVPuqVuGdF4tTeDBXN86RY2hCJwArclLKRwIiRDKHRaPqJYRgJkbRZkLhRQNFNwMfQ0sOV7WdYyCpgnQLJAAQglueVZRcV962d+5fdyPUdoTVR/yUV+gaZ+MJcb8Hdna9h84Qd+Ydhp3UeGFRVpQOdROUd/cGhz5qWHdCh0fgiIU8GF7+cW+PcbxmIRooAKBKAGi5d4PDhkS7JBFFRMjEcwDBRUlDgU+GNk/7UTqUYTjUgxE9McFMN3R/UOmvgOajB4BMAPakAwF9GKq5hCMyEGhWeBfUd4K0FhubiAr8djPfZ6wchOEKdOzoSBSP+4WkrIJPXmgmcDQqzGEc+hLb71YwQxTywzT9jYjG92WIYVQQA4g7w3eZFnjeV0T05GjTCkhQelZpsniUviZm5mLEjRfuS1fd53UezHj8VlhoWodH8oXio3GteXcnaIkNR3hwn5OJPmkAEZkQ85f4MoiC9FU10IkW2IhgB5hvGXhj6Hj/XXL0/3dMhXECgiEdHUQzCIQd1UTPMliSiTg9jyQFsDj8VCWFISas4UJUuIfBSzdxpYEv7FX+i4P6oWQ4nlWqSFWLMnjoOSWzKSlERzIAkUTv1GfOlWFLYVTUG2iR0UhHHShE6pIwkUJvi0TilzjKzFJEtJhKMFJhVnQ/L/WGUhoSdBUhQA6HFi8kD/VCjaV2lemH5HN4cYOYYD6UYdiZj/CJLLR1FuuJEaWZHit5ByGIeJSYiEuRWCSZBFZ5F8GDrQl5mR6Y/5OJHut5hnwSY8BXU30XtDVFBnA3cNgZQ8ZW/dJDZsFnBFNWR5mRLi0jVn9xvX5EzwRHA2ZDq5uWoS2Hj+pZxGiI3SSU/1hHnPVJsLeIRsqYTZCHpRNoXO8TTTyGpDVEKTBzNUpnH1RE78FYXBkYInmG9HkoXhZE66N0465GSPFUI5cxNFhozihIyyaY9XhH2bOZjZ148HWZiqKZHVRZps6Jjol1EKiZkfaaFGhIeViZr72KCL/7mhlAmiFymG3xehIrlnHsqYh9mZDHlemRlqUMeN//SXIpEjJrlqaPIbWdcQU2iLAriACFhI+iSUQYp1PsmM4Gk1RAKMQtMSJOGMsdOOSimWivUmVSqEYBZPkvVBLtiCPWSDaKJuXZOMbUKJM8OEWphYsgcng1Ij60l5ZUNNM9N5TQlDIPSDPKicNbM1VjllAtQz//YjXfZP2IRp8meiodmYDQmGFAqhbOSgHhl9EmqQMmd9mWapHEqRGMoYlumohmqYLbqpo1mamXqhpumpCLqglHqgHAmphihfJWmPOYGOiViXKskTAEgUSnZ1/qYS/gU0WDI62ah3DmFh33RbeP+UdVWJdTiiQUlmQAWjbiToW0WmTNY6ndKZhNcpjw64o8vInWZjm/P5Q3mScGPyZKh3jW9aZuv0pNmKJnpSgvxEjjRYhFeGjWkpRAm4jlQJcf75Zm43jzoIiggViBMqkHl4qgraqIrqqg2KqpOZkQeboCuqj5r5hqmKsXs4ogubojIloiG6sJ9aohFboBXrsZNKaRQbqpD5ooiIf6KnE6KGJJD1pCriicYCNHyKJ1FCeGciKLX5q9k5NlfXW8donvuKo1mHq/rqNWnyTW/JhBNnlmXpnS54lrQnWeO6tUcKrmG6kzHTZvzFQchppwhHlj6YQkOILcWoncwYcVtGtWP/aXBxaVAIsazcmJcPpLc4aIU9NF8i16oSm7CL+pibargpC7Ek6rAMi7iFC7KRiqiSGZJf2LEa26EWq7goCqqembkmO7EIO7IKq7ks+5lJV7mLi7JRwZqHmJM5qEfu6Yw1g5tqtqtqViUeWI1Q41ka17N6+XbitHtnFpVCOVo+21vF2av6VELaUa33KnlLE73R6bbaCmfJ6Ktwq4NSqVupRyhEqGq/13oRtGPpeGVhZnnIGIPspm63V5X0hm/qqpZZ03vqaU8j2IA6844BC6DtGa7Wi0/3OLqQG7KWO7iS27gGyrgASbqYe6inubKpybl96Lk/Z7kDrLqaRqoErKkP/5q6Eky5H3uyCgzBKuvAIOyijgqjugV1M6RBQ0h7NylweKmDsFlsUViD/xqtNgM2N5iInZek1EhOhTSF07omDTi1Uyq1s8dw7dulNau1zMu1QHRkxPdJPhO0O7iETbmmcctwSRJQqbVN25m9VMqEouWEV5I2QzRZ5YhbHyeDgvIjOxm4DFrBJ3y4oBm6ksppDCy4I8yipwvID2ywHFxSmLrBJcuqnNmpfdywepyhjzuqBTxToonCjVy6AnzIHCu6GLy6UAe7MMG9+/pP2ImcK/mS/fSCU0x6YVU1jYdqxLonElhl23SVx6omLoJHjeeT75i0vKp6YmZ50CuMkjfGYP9MpmCqrdkZel+mgFNchUGkP6l3jujEekOUe67DnSy5ZnBsy10qQWQmzGqZr+46QUOolf1ZFKXMecborPXIs5mswZs8ySQrzyq6qn/sqpeMyYJ8wI/ryKj7qJGsoZqMyA2cz9J3wR2swZz8wZ1ryCLcyYxcxwbsXZ/rqaMDyvjnX6AYWVMYKG4Gy4XETCFxdi50MjAkTcJ3WOKphaqVW8G7zDhRMHfps9b7eUgst0usxGzqvl66pat2la7sJ+qcvcInxGLLq25Zp7h8paJVQ1lCrQKVWtWLzuBq1Vw8cTOkhXRbvNv7Ttt4hc9cFEONhem2uf3Mz4m6xxNN0Xa8z2zfLdH/vLEBPcgt688XfcB0rcgWjcdwDbp1/dD6KMl47VxvZMl/zaknuteHLddUwboxCl85iJP34tLPgdOhFcepfNm8BbyG9LvDuqdlRrAA+Fhl+5x/SqzKOxD7GdLivK7YqpaR57WZZ5TxWL3YG9ZsDIBDpIK/GWpJmlosYc24143J8kPw+Z3fPI4uWHnmCJvQLYJFWE3K66zeKto5o8YTFMDO57gGXcgknMgFic+O3WeJDcnjbc9zrYZtbap6XNHgbdgHXd40p96UHKEN7deKfakRjdAE7cH1fJmI7akBAQAh+QQFAwD/ACyyAkcDXwBNAIdKTpRQTpRCTrgsTFA0TFBWqGB6qCB6qGBWqCBCQqhCQrhCTqhOTrAiPlAiTFAwPlBOQrBo4kBOQpRoxsBCUuhGTuhGUuhCSJRCTugqRnRIftBIfvAiLEQixoAiNERGKkQMMBw2CkgORmQGAghIMqRESugWFhAyfuAiMDAyDEgcRiAyPqQ+TugSGBA+YuBGQugWMDw0DDwUGAQ+cKBCROgcMBQuDEQKDhAUEgxSRthORNhOQugUIgwMGAQUcMAKHiBEPugUKsQyBEQEBjAwJCgKEAQqcEAMHhQ+QuhOSvgyCDAGFhBSTsgIBhwoCDwCGBBOUMgmIggmIihSQsguCBQEGARQSsgiJAgiJChORMgaCCgEEAxOTuhwVsAIFCBwIoBKTsgkHAgkJBhQPsgMJBQMNEQaHBgcIAgkHCBKQshOPvhGTvhSTthOUNhKQtgOBggMAggCCAgcHGweGhgcJCBKTtggFBgKGBA+FMQUEiQGCAgEFDBGRPhSUPhCRPg+QvgUHiQEFEQIMAgMJCAIIjAIMDA+TvgMAjAEAkQMAkRIMuAMEDAMEERCUPhKQvgyPuAEMBwEIkQcHEAEMEQECDxKTvhieuAMCDwKGDB+eqAMGDwMHkRSRPhORPhQPtgUJBwMLEQCCEgUGCgKCEgOFjBQStgUGBwKGEgMJDx+euAIIggGBkhOUPhEPvhieqAOBkhwaEAKBjAOFkgKJEhESvgWJCgEIhwKCAhCSNDGgIAcHCgODhQOIkwOCixSPvwODgQOGixSRsQeHhQOCgwOJkRSUtwOFhRSRsxGUvw2Dkw2DkRGRuwOEgQOEgwmJgRGUvRSUtQOGkQOJkwGCkQSJiwWGhQOBjQGCkwOEhQOCgQmJgwmJiQOGhRSQtwOGkwOCjQOHhxSPvRSQtQSJiQSIiQOCkRSUswWGgwOFgwOIkQOGgwKCjQGGhQmJiwKEgwGGgwCAgQCAgxGRuQKEhQODgxSUsQOBiwSIixSSvwOGjRSSvQOHiQeHhwOCkwKCiwAAAAI/wDpwRtIEB69f/8EFhx4EKHDhxAjSpxIsaJFijgWMkTYTKPBiyBDihwJUaHHkx9JqlzJcqLChi1jypS5a+PMmzhFvszJs6fEnT6D9uyYUqjRmUCPKmVZs+jSpzptQp16MSnVqxK1SMXK1aHVrly/gr3aFOZYrGLPQk2rdqlWp22hEjUb9ynbukLv4vWpdy/Pvn5xzg28FDBhmW/pHu5peDHLxo5VQo48MjHlmG9RelR8WaK7zQhNFuTcuSTof00Xki7NurXr17Bjn+VHW3ZL2rVtq+Sni7Yu3SRx00HDD7hI3rhzG7eIhg7u3sWXV0ye/Lf0ic99N49+HSJ04cm7Q8nUTmdOdTTiHepyrp069+7E3X9Xfl3+cN+4xSOfLzz+e+P9uZfdf7rJhx9y2kmHoIDUsbfcgLqI0VuE3/kHIG3bMThfb8Dxxt6BCN5</text:p>
      <text:p text:style-name="Standard">HnW4i8uafgNBBZxuDHhLHHz/DOSfbgCymeCKBpS3oIY33fYggbAK6mCGK4b2GX4Qa6sdPhvzpsl13GiL3IZQIfvdPibzV5x5CN9IHXIrKUWflg7RJON6GOMZGIYE0pgmklwj5yJuZ6Z05pJvX3alinQ8JyOd4P/4ZEZwQBQQAIfkEBQQA/wAsZQIwA2EAOQCHDiwoEiwoCi44Diw4Eiw4Cio4woCAJiIIFA4oCiJ4IBY0QsKABCwoDg4YDjwQJkI4Ah5oOBJAFAoIIiQIJCTACh54BgowJGaABEAQIkQ4GB5wEiR4DiJoAjQ4AiRoBg4QDg4oHkQ4GBhQDgI4JCAcIhhQChZ4EkI4Dgo4AiR4DB4gFAo4IkQoIhhwDkQ4CAQIGCJIHiIgEg4YDg44IjwwIiJYCjQ4DhhoEgQ4IiJIChZoGCJYCkQ4GiQgIBQIEhA4GEAwIiJoDkQoDhh4FgI4HCAIHCQUJhoIZkKAHkAQODZgHiJYAh54IiJ4DjwwEDQ4CjAQEB54ODYgFg44IhwIIhIgHBQUHjAgJCI0FAoYBEAwBjI4HBwUBDQoHCQ0IAggBgQYCjhgJBQUHgpQBBhwDjQoCh5QEhAIJB5YCgpwFgIYHgpwBiJoCgpQGhwgEgQoHjhgEgQIGhQgHh4cCiosCi4kCiokEhp8EkYUEhZkGh40DkIEHh4sDkYUAgYECkIUJhYcDhIEFgY0DhI8DhIMDkIcDgYcDg4EDhI0Bh5kDgIUHhokBh58EkY8EhZsJiZUHhIkFhI0EhIcHhYkEgIcFhIUAio8JiYMCkIMDgY8CkIcCiZ8JhIkJiZcDiZ0JiJUAgIEDgYUBio0Dg4MDkIUDgY0Hh48HhIcCkYEHiYcChp8ChpkJiYECiZ0Aio0DkIMFgY8Bh50Bi40IhYcCkIEEhIUGh48FhIEFg4EEhp0DkYEBiZ8IiZUEhpkHh4kDgoMEhZ0HhYcEkIEAgYMFg4UDiZ8BiZ0DiJ8BjY8DkYMChpsHiYkJh4MEkIcBi48EkYcFg4MCi4sJhIcFhI8Ai40CkYUFgYcJkY8JiJcFhIMJh4EEkIUHhocBh5sIhYkBio8EgYcBiJ0EgYUBjY0EkIMHh40FgYUIiZcEkYMBiZsDkYcDiJ0CkYMEhZ8EgIUChp0DgIcDgoECkYcBiJ8FhIcJhYkJkY0Fg4cAi48AgIMBiZkGh4sEkYEEkY0EhpsAAAACP8AG4AaSBDUqH//RhUkeBChw4cQI0qcSLGiRYsKFxpEKFBjw4sgQ4ocCbGjxpMMSapcyRLjwI8tY8qc2RHmzJs4Q2a0mbOnz4c1fwodunOo0Z5FjyqVmXSpU5VBn0oV2XSqVYpVr2p9mHXr1q5er4INO3Us2adRz2o1q1Yp27ZG38IVKneuz7R2ndadO6evX78I/wqeiDevRF9zECtOHHjx4ol74QqeTLkv5JeGVT4WWTjzxb8jI3v+t1kn5tEhQVM9jfpiaYgZUaLkiVp1xNgFG+JO2frha6AnG5rM3fuh7eI9fyO/eXz5TeXOYzaPHhM69ZXTr6+0rn1k9u7eFYM9lw54PMvEjM1jL6+eJHpf7VV+j0/xPX3v7O9/Fq8f5Pz+xvEHYEX/tffegY4hSF9lcwRW2YIJIoZQhH0FBAAh+QQFAwD/ACw9AjADPAApAIe+vrxqWky2trR+fnwmJiRCNiRCTlyampyTk5Q6SlxOTkzGxsQuLix6enREREQ6Njg+PjwKDhwaGig2KhR2ZkyysrTq6uwmMjxWVlSioqTW1tReXlxqamxubmxqdnw2NjQ6Ojzm5uTS0tQKCgx2enwSFhQGBgQOChQKDgzs5OQ0TFQ4PlSutqiIUGBUEkQ0PjzW3NA2IBD4+NCMkphEQlyAdHBQSkzEzMTC2MR6clAkMCiOIIBKKhQiIAjW1rQoNEjIyLCWrORuhHxkYmCkZnzg6Ow2JDiOZtzWxsR2glAWMDhOQlS6yMQ2MkgiFBhOTmD28vigvrTu0MByWHAeMBCQnJiCxih+goBebmQKDATAqMB2aKTm+ODAsJyenmQwMjimvmxYZDx4hoiIvoxYgFgYCBQ8cFhiWFhMcJRMcBjI0JTaoHgeGhjaoDA6Kgg6MijI8MCAiIAWEhjAtLgWGhhKTkystrzI0PBiYlA4Pih2ZlheNBSC5qgoLEAwRhDUsLRYYljW0siekJz46OD0/PAECBw6NBCcpJwUFggwLhBuZGx8hmz8/OgUFih2WFCerJwgMECeqISUkqA0KsRsbFAeJCDa4ED89PDIyNh4fJAEDAhyeHiuxLR2cnhOOhSWnri8uNDq6Pj09OgkCCiQqJASDBAgHGweHECAnozIuMBeSEheXnR2fqgUIhisnqCMdlBkrKjIsOwOCDyAZlAIJCgYcFT6/vh8aHgOBAyAhpAQRjBudow2DihudmiOZiAoRkDMyMSMdoxySGB+UJxuaIREQBSeloSQloDm6MxUSHgoxoCmvpRUTBR6foAiHBg0cNROZGTy9vh8dIzuoMjIkMj++vhUMFju8KACBgggRnQ4TDRKSDTaQIB4dGh6dHiUjpAQDASCgnxycnQWFhyCgoQaGhzy8vQeHhT6+vz29vQaGhT+/vQaHhTy8vx2dnx2dnT29vwaHhwODhQCAgR6enz+/vwWFhRycnweHhwCAgz6+vQSEhR6eoQODgwSEhwAAAAI/wD/CRxIsKDBgwgJ4lvoTEIlfA4FPpSwsKKzhBgzYoT40CI+gQsrNWz4sF+/eBpTahRZkaPLig+dLZQ374Q6lThx4pMpAWG/Bg1QnMtJFGPHSggRDYBHb8THolAVSpCJUN6AeujeyesTtSu+iQhLkauHtcEHEl2hyvyKkNZVskwfBEhLFCLVg6Xekk3XIAs7ujo7Vg1HtjC8dyd6AtbIE+lBpYULE/ImL8HijDGfGpQ3NjJcbxfIXE7o0mdnz/UI1WgyYPRBlpoLyiOMmiwheiD0uC64MOJjvbUv0ZtQYPdAhrEJWq0dGZ63fuWM/3NWiWLY08zrpXPXL/nilm2BZ/9P9w767qm+DebN7vlwd9df76qnzb7wdvOXezs22A97fe3lobQYbD6J9999AtJVGl7+/QcgfmkR+JuDqN2nmFcVVWUgheRFYEBadu0nW4OeCfDBPCimqCIdaVEHkWmowYNOYQPIIx1IDIV1RWTmiDOPXgfo4MSNJHknUH+F9djPPnUsQJYIqtByY0dG/lPKjvUoiQ8b/yBQWDMncGkcG3bBqKVAJZwBA1kLOGCPghyRJGeIyOGj1CAelKJZOQx8QpY5WlWpkkNrSfhVRQ5BJI84m7xH0D4dWEBWBRCw2NVaU4H3j0iZruUMTY4S5AQEApAVAgeI3IgRIvsYGU8/9Mw1WE8GX9ykalH2KOBkPafuc2tR5UjgJToAOBDqryrZswECEJiwj5jI4uSEJiPYI2i0G137a0AAIfkEBQMAAQAsAAAAAAEAAQCAAAAAAAAAAgJMAQAh+QQFBAD/ACw0Ai4DIwArAIdGVlRGUmRERETGxsSTk5RdXl8cIDQuLixWanwfIya+vryioqTS0tRqamwqNEB3Z1RCVmRqdnyampxmeoRyfoTW1tQWFhTy8vROTkwuPkzm5uREOCQ+PjwaMjwWKjw2NjQ2Jhw+Tlw6OjyChoQ2RlRWZmx2goQeIhweHiaCclzq6uy2trROUlSysrR+f4RKOiQKCgxOQjQiHiwiHhxOPiUaHhx+fnx+blxubmw+SlyCgnyGgoQGBgQaHiwKDgyCfoR6dnQeGhyeloRCOFCQppDexszO2LRSWnx45KiCaODe0PSMkpj00NiCbIRqhFhkaHDg+OC6tsyqtsBMPlDq0Jg0GCgCBghYXkRGgGD89PBATkhGcBzq8KC0pLSWnLhYWGDOrrR+nKCGeIwwKsR2fIAUIhi88MBqhHCMuoy+oHiMquQIDiAwcNjSoDBKanwyXGBKXkAMBAgmLEDe1ryCIoAILCiGiHz6/vhqaowUIEBGQnSCVIR4gJQWcFhybngYMCg2PigmMChucHg4XHxMRCh4fHCGgHAMEATy/PCChFg0PjxwgJD8/OgYFEB4xijy9Oj2+NBOLDDm6Pi2vLRGcJxYSHT28vhweHA2TDTQyMxORBAiIAgmCCiQloBwiIgyTlS8yMSCeLBmhIgeHGwmHEDg6MwIEDwoRjQ0LEQ0LAyGiohKPijS4EC0tpxCRDBSblQuRhD++vh4cFgQRjC+ruweRnT26OCAaFjsoLB6foAkRlTSQIAOEhBGTjA4ZESKcFiCaCQiFBjGyNgEDgxOMHQoICAUFgiaeJSAcFDKyLAIBBwmxoAeMBBqeKwUFijG0PAIGhR4doCu0NR8eFi80JSMnGROEkS+jsg4bGyepoRgqqiMhIyQnJhYRECChJji1tja6OyaeFhqcFQWEhjA2MQaGhwSEhyGhoyGhoSCgoz6+vz+/vSCgoR2dnQCAgweHhwaGhQODgxycnxycnQODhT29vx2dmx6eoR6enz6+vQeHhQSEhQCAgT+/vz29vQAAAAI/wB5wXj3r6DBgwgTKjzIiZ+PcgsjSjzooxA+GEEmalRIT0e9QjBqbBxZMB67flnIYCz4riXJhSb79VMH5OE/FO9wvkwYz4XMfh8Htnx34sTOg7xO/kwJo1xLFAkIHv0X78dPmUyDtKyBwsHUmFf7+avpNEEACiOO8tIRViaiaPHK9SAxQceDnfSstkVJ5lC5DgBizBBJEuxef9F8lJmBk2thpXv/jcX4rkbOACMNty0YNGfOHIs2ag5rsB5cpyhyUNihcfTVg/7axZWhGt2NiR33ykRYT3bqRTtu0JDo+mdCxPRqC5eqsPju4+0cRAi+KidMyJsVxhaBDxmNoRzZ6v+OuP3BC5zWEeYeT55Mqkgn0DMvuD6yREvRhsF7emK+834FrfABPwQWaGA86FlmFH3iXVWPOgD+44IHCIiRi4UusDOCDhzaYMMDG3hWEnYXzMOPDRFKcAoCOowwgh07oINOjDucY1t1LfXwT30lxrMPBgMUxMAXLOywAzsa7jCCkkqys1xLBgQAVo/vOEVAQf38EE9LJ8jwlGcy9PeUZQnERGVB+3xRQUFRYGDBUHDipoMtl9DDXDkHdFGQP5dsid6fxM1TZ0YGvcNLBBr8088KIrwJp0sR8cIPPYQWagEHK8ikQQP73OQZehGNs898LL0DgxiIyNRFIE49SupGOVlIAKSmnH756U4tWTnTJAJs6eqrEw21TwEECMDDOOX86RmwEj0FDwwwjFrqr1P9A6lBOCmLQrUK/Xott4V++i24045LLrbMGhQQACH5BAUDAP8ALCkC+ABwAF0Ch15yfCo+TFpufDo6PD8/PzpKXH9wXG5ubKKipGpqbEo6LJKSlL6+vLOztNTU1MbGxObm5E5OTD5OXHJ+hC4uLF5eXB4aJJqanJaWlDY2NEZGREo+JBoiHOrq7FZWVDpKVAoKDG5+hCo6TH5+fCY6RPLy9IaGhB4iHB4eLBoeHAYGBKScjERSXHpuWMzW2Oro+Ki4sPL40DAoKL60xCIiMCYoMFBIVAQEEBYcIMq4vNLWvH6AkK64yMS4nLTIxNjQ9EjIgCooIDgsKNLGzMigLK64kEo+fGJ2aPL2+Pby+Hh4aH5opBomDCAoKC4eSFI+PAwUDB4edHJuUCgKLBwaDP76+Jq4qHp4dJyqmMSwdOLQzH6AqC5KPNbw4MhAgBgaMIJQZC5KgAoSRO70+GJ4UHB4bGBYSIJ+gEo+XOTQmBBKYKzwwB5KGJSGnF5obEg+ROj48EpADMLMxEJSSA4KENbc2FRAFNbS4GRYYH5uSAoQJEBAFHRohCguSMLIsChQXMLI2HJ0iIaMgPD06Hp0gLK8sPD88IZoeHRQoMjgQHJ+kJ6KnComMAQQDDZAXH52kJicqIB2gJqKgCYqIAowLBIUCCwsyH54UDZUXPjo7DQwDEpQFHhybIRkUIpyUGZIWFBSYBYWCBgWIPLozMSosPr06KSqbDQcHK6KlPr86Cx0gGZQfLrYxAoeGOTwoEoSSKSKwPb8+LrQ8EpONPTQ2Ip2fFxUYKzQlEouNHQggJyiwIB6bBIMEHRoIIyKgPz0+OigrCggKL64sCA0HLK0qA4EDBooSIqAiIqGbKSKaH6GUGJupJ7Q1MSQlLCiqGKGjIqKkBYcDBAMBHSAbPr++HByaHRo3G5YWCYgDHiKfLCg6AoEJBYWFCoqLCIeLAICBP7+/CIeJPr69BIWFAIGBCIeHPb2/IKChB4eHHp6fHJydBoaHCoqNBISFHZ2dB4eJIKCfCYmHCIeNPr6/BoaJHp6hA4ODA4OFCYmJPb29P7+9G5ydHZ6dCIiHCIiJAAAAAj/AP8JHEiwoMGDCBMqXMiQ4buGBB9CnEixokWG6NBNzHixo8ePCP35k1gxnL9+IFOqnOgPH76TE0269Leypk2DLbu9FLhOo0F06wS2nFQD5c2jNdHl3OnzoEZ/TYKIREp15buWNYKdIGnwXb9gk4LRbFq17EWl+Cbhe0d2ILp3+GrsTGHBrN2OS2n+W9dTqMuddwOfzftP49OWgAUrpijTJdvH+HTSTLG4MkS0OvuhnfnPQlvLoA/2eykyrtTQqBmeCBb3r7/PqWMLvNrEZbAmHGXrJojOQjl/J8rtHk68uPHjyJMrX868ufPn0KNLn069uvXr2LNr3869u/fv4MOL/x9Pvrz58+jTq1/Pvr379/Djy0/ItWH987kb5jcvUm/Fq/6Nh9hILA3IX2SAAeVUUP8gVpR5mDGV0GEuGWXeVX+xRd9oknWGXoRbOQWXXJPBJiCCegHlE2L4WLgeWoxISJk/YGkFn1dpacVWOXBN0sRY8J3gj1xroXNCazR5Jt+ALcUYoHwy6TSTie4pNWAT5VBZ5VsnhTPfl2CGKeaYZJZp5plopqnmmmy26eabcMYp55x01mnnnXjmqeeefPbp55+ABirooIQWauihiCaq6KKMNuroo5BGKumklFZq6aWYZqrpppx26umnoD5630KjlrffQqeSJ9IJF13longDev8JUWmJndjhP3Qt6BeJFxJGJYUtfsiihgjhqJOXWnqnVA1B4HMCbG+1hlIKyX7XTw1OCpRCXw265p6xO9V1WBBNyPoti0a+hU5kwaBULXkRhoMWrwrG11J/f70aXz9LzVRqlbS2RCyYGQH4bqgIJ6zwwgw37PDDEEcs8cQUV2zxxRhnrPHGHHfs8ccghyzyyCSXbPLJKKes8sost+zyyzDHLPPMNNds880456zzzjz37PPPQAct9NBEF2300UgnrfTSTDfdnYpnKnWwW1bqC969r1GE9YGcQRROVGudh1WtCYkURA1PipcRa6QtJBJRWeJnpD9E2RiSP2f3I296T+X/yKpBX+f93tgpCoV3DcJViSE+djd4uGbvZVRObWG95mA/A1fZoFxN3NY1mC01K3iYng05U+IEo8PvS6iLqRFbqTot++y012777bjnrvvuvPfu++/ABy/88MQXb/zxyCev/PLMN+/889BHL/30d0Jt5lVTC8TlVOVh/e9BLWHJNdkKrRbW391L25BIvEL4Dtvcl433S+jDO3fd9RdkNtpxf9jt+eCj24PcQzjtGe5saePb4hLzNsRl7zuSiwraLHc4f/Qvct1iXOeIYjX4DOVs5ItPRkzHOtehQybAKRNlThg76rnwhTCMoQxnSMMa2vCGOMyhDnfIwx768IdADKIQ/4dIxCIa8YhITKISlzgn65VJKd8TUX8OJJLsba17ammcasCCjwdap4AMYV8IwcMlbynEbC/xYnUysjq0ddBxCISc/+YXNoOYb4DtAeOKBPhGCG2mcSKRjBq5UzCXVI42ectce55SAx/dhjUJ9CA+RDfGyGGIRH1cpAVW0wS9PfEfWWohE0dJylKa8pSoTKUqV8nKVrrylbCMpSxnScta2vKWvbOHPRhUJnt8AwS8HNM9rpCOXZYJCmeIxRVAMMjy8GIE4PjFBOgQzC8hExzR5Ac1xfRMbIJDmSCgTGFEiZ5retMcVzDmY5q5nW56ExzmcMcuM0LP90DhHO/EZjznCf87dmLHnfmUJjULRs7x2AOf+cTmL+TZE3r6szr3gEdCvRkLhqpLkea5B0InGs1pOrSg3zkoR725UH7WEz0RHSk2/5EPi/YTPSJVqUD22VC25E88MR3pQMzBD3vQky3iJE9KZTqQfARinkbiABPKk1OOFqSl9vCM5FoHnqHq9KnypNZLxWNVpxrEqFElaBSv09SJIgSqDT3pd7pq1rO6A5jqQgcKwFPWhDYgA9/Iq173CgWCokADId3oOefhzXP49KMOlWpvUFCACXinqyVQxzegic0L1CCtiCWoXFkQAhN0x6qRtUc7bPAAbDrAA+24qGr7KVcNKCIbnuBOTEOLDsrzAKEK2BwBUh1KrXRl5AsFCMExWoCL7YiUtgKZQgXuAI5/MEADohBrRlIAu3ecIBwFeMYxDLCBh+4moi9Qwj2aEg0KYKG5+/zojjKylbd8YALn4K53dWMPdZSBF0EVCC8O0AGBNGAAPelnOMpBgvJAQQX3qEtBcECABggEAglI7WpFIADyTKGvB7GAPdIxD4EggAKYfQuF38ONCDzgH+CAcGoLY9MsjVU8PVkAOObBAAJIuGChnC910DEFMiyAADfgRlDiqtr2pCAaNwDBFJZKNda+mIxA7cpP1aoedTmFyLAzIZZd18+tpq7LY5qymUCanYAAACH5BAUDAP8ALCMCJwMgACgAh8bGxDY2NJqanFZWVCYmJE5OTJKSlF5eXL6+vD4+PLKytGpqbH5+fNLS1NbW1C4uLObm5KKipDo6PJaWlEZGREJCRG5ubLa2tOrq7AYGBD44QC4qMCosMObi6BQiGJSQjEbGgDQ0IFBKSMbEvIB2jEQ+QCQcIJ6KnJKYiCwsIDAsRLKinOzk5JaQmA4SEP76+I6QlBwcbDxCMMC8yHZ6eICEbERCMKKqbAIGCB4aGHp+qGJcaDAsDL60xHBmIKi4kJKeqKaisGJUYGxkbL64sE4+RK6g6BYaGH56eMLIsBxGRPL2+JymqMzW2Cw0KKC4uDAkKD5ORNbc2BoeGKKmjNLWvEQ4OBwkILTIxJiKgNLGzICIiF5IWMSosNbS4OLQzPL40Pz0+Pr06BwwKMSwdKKKaBwcQPTQ2JzQ1MSQlOTQmKrwwMZAgObk3JyYlDw4MKiixEZEdFhUaEYSRHBQoKKmoO70+CQkGIJoeObs5AgsKG52jGRcWJyYsKKeoNjQ0LC4yPD88F52jKy4sDxEQDQsKAwKBOzs4JK0qBQWKGxsZFJQSLq8xFhcYHZyeMDExOro+LS0qIZ2cHJ4eHAggHRobJCYmAwECKKYiFBOWCoqxAQODJKikKaYpLS8sEhOUJKQqIJ+gHBohOigrHx0ePb8+KasqNbw4Mq4vEA+VOTwoJiKwPr++BIYGLrYxIBQZAgQPOj48HpopBQWCKrQlICAkPjo7HB2UEY8FMbgQHp2aMagLAgOIAgaFNjQ9Gx2eEYsWBwcKJKGnMLI2A4KEHBm3KiioExONCAgCJKewDAYKPby+MS4nF5YSPr86K6KpG5QWLrQ8G6EfHiEiGRQfCQIKAwQBIiEiAgEHBYSGCAUGAoQEMLMxPD06CpwgG52aPLozPLy9AoKDBYWFHZ2fP7+9A4ODB4eHBISFPr6/Pb29A4OFBoaFHp6fAICBP7+/BISHPr69HJydIKChPb2/PLy/AICDAoKFBoaHHZ2dIKCfHp6dBYWHHJyfB4eFAAAAAj/ANdtw/evoMGDCBMq/FfNnTmC/85JXEgx4bZ9NIgRlBjsSsWP/8yFKkVqWw6JKEFSXKfvHcmBHE2cU6mw2rR379TtE5ejY0qaB62FwvmOXjuTKCcCLWiOAdGcJdmdCybRxNJ/6+Y9dZlPI8orM4Ga07o1DI2HScOqnOV06z91+dBSnUpz3VC3/+jFxSfz58exW98ZTBd3ytQrMk</text:p>
      <text:p text:style-name="Standard">GyDHzwJb60f8k+RajX3Mm5wSqyZUx5L+SFdjl3NjclmAmwVhUuxpuwclq1BwGzTqiOHNqpSg+6uDuZItzbHBHaFL2wtjmOiGFbazm7uOekBte17f3RNUqqBTc3901O3GPoWYn/3bsQwJ358+jNYb4TTPZTeukMMlj3un7S3U/DyXPntCATAt/5tVBTROlnDjqfAPDPOw0MgA5uVGVGkQtk6RfRSQbg9AIDxLxWEWAGcoTOAQ7gNMMn2aQloUJjYRBXUvg8EAFO6uiyDUcCIjRLJZMcFxFK6FiAAU4KSKCNYVOxBxoOPkY01zgJXIATBAu40FFfsB3UyoMGXXfOOu2kg1MdDwSY20dJFjROAQBMacGDuJ1J02MZpoNABcd9dtU4B0yQQAbo9IRcYlexI84lrWSWVF9XdbnilYY1WpGcCQUEACH5BAUEAP8ALAcC+ACWAFYCh+rq7AoKDMbGxNbW1Obm5PLy9KKipEZGRJqanJaWlFZWVJKSlLKytGpqbF5eXL6+vD4+PE5OTH5+fNLS1G5ubLa2tAYGBEJCRFhUaKagqAwKBAoQEJSYiBwcQEjGgFhcYGxsZFBMQBwcKO70+KSYpMC8yObs5DAuSEA6PKzwwJSQqEY6VFBQWCAgCL60xCYiKG6EfMLMxEhMVIZoeG52aAgsKDIuOGRcWLK8sCAUGNbS4Oro+PD88ICAkKi4sICIiCw0KEYoMOj48JqKgJSQjKSgnJyYiJygkD40NK64yIJ+gMq4vLTIxD5MTHx2jAgOIEZCEK64kHhyeJ6KnPr++MjgQF5IWHiEiGx2eLrYxD4+KOLQzHJ4eJq4qKSqbJicqP76+MSwdKSKaJyqmPTQ2BoeGJ7Q1HJohGRQoMSQlC4oKOTQmIJQfCoqxDAuEOzk5JaQmMDExLq8xCouKEBANLCg6K60uHyEbGJcaFBIVJSgkBwkIEhQQGxkbLK0qMigLEYQRKScjPD06Hp2eGJUYJSGnAgaFBwwKL64sMLI2G52jDpAPDYwOCpwgMLIsEw6NMzW2Nbc2DQoMBIYGDI2OComKOTwoNLWvHIggHJm3PL40HZobPL2+F5YSMS4nPr86BQWCNLGzEY6dOigrEZMLPLozPjo7BQWKMSosNbw4K6KlBYSGIB2cAgQPKSKwCwyONjQ9LrQ8DQyKG5QWJyiwPb8+HxopKzQlDAaKPr06HJmIF52fCQcICQIKHh2aA4SEHx2UCwoOBYaGAIGCIp+fHx+qAwQBB4aGLCiqAQODGRQfHZ6eBwcbBxGRPby+AwECBQiGCQkGPz0+AgEHCImKMhAgDIyNBISHB4eHDo6PA4ODAICDBYWFIKCfBoaHPb2/Pb29P7+/HZ2dHp6dHJydHZ2fDo6RDo6NCYmLBoaFBISFDIyPIKChDY2NCoqLCoqJA4OFAICBC4uLHp6fDY2PCIiJPr69HJyfBYWHC4uJP7+9Pr6/CYmJCIiLB4eFAAAAAj/AP8JHEiwoMGDCBMqXMiwoUOH2OphiyYCG7aHFiVaFFHm2MOPIEOKHMnQ4j9sx0QIvAhRYMWLJknKnEmzZkFq717w2vNQRLR67urZHEq06MI9vLDxk9XOGj+WDbGhs9ZOnkaoRrNqJXmszMVDSOgB0XkS68A92PbU42ftXDt+W+PKFYlN5T9e8ughecXPq1mCx9hmaxd0ruHDDSuKkNcMidW/Ann9eyGLHmGJiDNrHojSKy817Zo+Pbin0qvQ7niVsbu59eZKoZ3CTHpyKaO3rnO73qOGXjNZL7B5LeON32nCrHUrN+xTDRJGj0++kNeOkTuey7Mf3uMuNj9e1CoT/4asvXxWd4OtyaPU9JD593PrqWkcup0a+Pi3XlRzmzD2/AAShQ0vh0jCT0UeBajgggw26OCDEEYo4YQUVmjhhRhmqOGGHHbo4YcghijiiCSWaOKJKKao4oostujiizDGKOOMNNZo44045qjjjjz26OOPQAYpYDRp7ZRgQ8cMuEeSFpUh5Eow1bUSRlBG+WRB9bzzVHIL1cVPYVcOZORS9MiGEVtVXXUlSip1J5qVBqHl01RuoRMmZyzVM4dlTnXFJUFKWTOYO9HcWRA23uBlWXQHXRSeZUGRJySiwunZTpmjGRQNOja0Q0lqqxma0DveqZTWReBRh5uoC/GyJxKyJf/Z1aPjsdolUOxZpZII00Eqqa0E8RbaK9Hwwg8QoVXyK7AFoYcEJfJYg8Q67jH7kJ70NeaOtR/txwgSsijLbbf1HKIGOhqNq+667Lbr7rvwxivvvPTWa++9+Oar77789uvvvwAHLPDABBds8MEIJ6zwwgw37PDDEEcs8cQUV2zxxRhnrPHGHHfs8ccghyzyyCSXbPLJKKes8sost+zyyzDHjHCRSMUUVV3ReGORzmt6ZBFLyxJk10snHRkmUFs+tNMLOYlaz5L8dGomREulKVzQOKJ0UXfNGFiozQTtNNFUjcFlaEzyIXGONfX4lVBE0iLhzp9hCrfYsMEhpNILQDz/e51krFI6kZuyYKZp1J4SCjaz7liDqanROLkHZZaZza4I+bSTjSxPeYMg3766G1F39ESHDTXUWYe1rUAN+xSZtc7rDhLNBAGE49ZUYi9vtAeh7b2S8VfdO6urG1GBTy0u8/LMN+/889BHL/301Fdv/fXYZ6/99tx37/334Icv/vjkl2/++einr/767Lfv/vvwxy///PTXb//9+Oev//789+///wAMoAAHSMACGvCACEygAhfIwAY68IEQjKAEJ0jBClrwghjM4Ik2gg1/dKt4PaoI0kBSl0q8QyJJoluPeFIGfkRrLCCMhjUooYZ0Gaoe1NmL5RiCpnbMQSgDEpUI/+ZwKVlQY1mBQo0Kr7ST+cDqBV5pFNwGVShmsQQ0OkwIW/x2knGNTnNOOQhbtMVCEAKJO96BilJk8RziuYsX0QhGYwonnGPUw3GfqmK7rtgOHYpAMIT5GryQ4o7GqEdan1KN0d71mfqU7V5b6yMjkmcvn/zjHXMIjhn3qMFOevKToAylKEdJylKa8pSoTKUqV8nKVrrylbCMpSxnScta2vKWuMylLnfJy1768pfADKYwhxkkDnrjg1Yc3Q5vho4TbkSPQfoaDquSKYewxRo1VJ6QplkmoViTKmn6hwgAd6e7valLW/zUJnWElD2tzYaHKg44CWUtPv7mBVqUVtf+cf9MbkXEOVk0CDWsUTs3apNVIujO5qp5OjYy4hDkXFdE9oQpnZXhBXhUAzQlKhAi6jBQjXkHT9b5pHb6JgiH+BYSIColeWHjHc+iHRKW6dJLSpKS9SLSP8x1xEXmi6TEDKpQh0rUohr1qEhNqlKXytSmOvWpUI2qVKdK1apa9apYzapWt8rVrnr1q2ANq1g/iRbh9BMiQL1RRsCEEak4czUb/dFFjoE6RsgCHSA0DiN+eFAgTbMdr8CnNZkSzooI0aN8QSJbQgesiFBnbdRIUqPoKgttpVWtHS0iNRIy0DZ20Z+ty0YYDdLDwvTVUNFw09ROQo1OxY5djqXHO392R7f/sBW2AunNPQNl25HCq4lI2Eu0LpWalsYLG+6gBBLa8Uh7XeQdc8QFWuy1k3+oQQ3UiGK/ljjW7nr3u+ANr3jHS97ymve86E2vetfL3va6973wDRM8tHHWfGkjHgHwab20MY55bKC+9gKFBL4xiP/mCx5KCMc+BkFffAk4HOGoRYH1Cy94sAPC4QBHgQEcL21IAMPhIHCD6WVhEEdYHCOWlzYubOJvoJjD7YJHN0wMYRen+F29uAKNISyNZeTXIf44LY82MOMdh3gc2nBSSepyWRf9IsFGDvE8AhC0lwg5RyuOMoTB8eIu/cywQnqwlkOMYgq7JCk/a7KKEDzmGosD/x4wFkhZRVAzNaMoy23O8DKSjBA0pxnMPpJxnrdcDm1AJs1MrtmP8DxoLlPZIBxEtHF39IsPD3rLXQaUpOuiaB4x+tI2xspL6OznNHsaypfGdIp/hmYrc3BHYk61mwPQz5+VNdJf1hGbtVyBdsTj18AOdi9WYuWX1MzYEa2RoFu8DwxLAB4327S0cfTpApAjHpYOxxHQEWehRXqcG5nzz24Ua2trQx0yEACEJ6AAdSxZSRa5NatNrWwom9skRHA2PMwMJXl/+8sbqVGlw3FvgajjAwOAcAkOwI2FgJvJdfGz2NI83Rmt2BRY6AU0BuINWRgA07/4lb+lDfGHzwge5NPgAp8J0otdvAHCDMhGOhTy7YnTWdLyllEvhrFyggiDDhWAMAAaAAqakxzgEZd0jAwBCv1iQxvzaHY4DBCMbn+ZSBBPerwBTjQdrSIC6g4HARowibeRejVf3kmQj35lF61mAQp+wAUMjRCS31oxSXG1T7gbI244IAEQsMAqlCzFmis9TN4IwDMmsSy8jzzrdxJOQ5Cyh7UjPdzv+jPm04zmNx7+y7cWXcnxhOhx7pHenBm12E4P6LOUuu2R16a0+Q7bm0P8XnVGNCS/jS/d66v1NgoIACH5BAUDAP8ALMoB+ADTAEsCh4GBiy4uLPb29FJSZLe3vzY6SL6+xG9vd+Pj5pqcpBYWHI6QmPr6/Hd5hLKyvN7e5CAkNF5eXPDy9MLCxFFRVc/P1NnZ3C0wOyoqLK6wtCYqNOvr7GptdqSkrE5OTNLW1IaGjMrKzBMWJRoaHJKSnIKGjFZaZCoqNBISJEpKVKqqsDo6PMbGzJaYoDo+TNbW1BISHBoaKYaGlB4iLFpebCImLGJmbDI2PIyEmGx6iHRqXBYwOFJMNBwcbMi2oHKAbIB2mNLo7M62yLbIxDxKTFI+RMK22EguWNrozGCAfIyUhDYyOBxGFCAWQGqApD48MEZKSO7k9L7Q8Cxw1NrGzHRkeNrQ9IycvP76+KTQ1PTQ2PT40HacoI6GqEhCRObQmLLwwGZgWEJ+VLaMyLageMiiuHCq5DhiVMygMHDkqGJWfCTGgE5oYF5ufLamnIyQqKy6vEgSRKimmIK6jFJIUC4oKBwwEEBGdFRcVDJMRGJifLK6nFxWaHhueGJwYEpaVIyYoEJKMOTs5Nzo5L7YxO7o4CQcIKC6sFJWWEpGSI6KmB4aKFxoYEg8OODo+HKGiDQuOMTItGpiRICEpCAgCJyqpHRYbGJeaEJIRBQiGHgagCpGdISUoCAUGIp+dMis8HZ6kNTWvEZQTBZwVPr86A5GWCYiKKSmxEg8FObwoBQWCGqATGZqaIp+UPro7DAaKLLQlMxAgNr44EJwGGZoWCwqxEI8QHhCWHDGKB4aGFRWTGZWYD46QCQIKGpinJSGkBQcQFxUWPTozDAuSAgcKIyklHhuHEhIPIKcZKqs6Hhg2GhgaOqgsFqqjIpgdEJwkDAuEDQoMI54mMzgQE5iPCRGRDQyKF5aWCQkGGpmaFpaXD4+REJCTCYmJDY2NP7+9B4eFEZGTDIyPGJibBoeJFZWVCYmLGpqZEpKTIqKlDIyNCIiLEpKREJCRFZWXGpqbIqKnBoeLGZmbGZmZD4+PFpaVDY2PGJiZEJCPCIiJEZGRP7+/B4eLB4eJB4eHAAAAAj/AP8JHEiwoMGDCBMqXMiwocOHECNKPNgPWz9//8BhxOjQXz+BHjlOHEmypMmTKE96/LfxYsSPGzemnEmzps2bB0UGaKduBkR//tTRw+BvBM6jSJMqVbjxgod55ayJbGhP2zwPGC5OXcq1q9eRQP91Q3dvnjt1QPNtBRnSW7l39zCZ+jdj7de7ePMSHOEvHzt5UJcAtTvCqDdtrMIQMSRTr+PHd4H2GzvvXTl1CYHeCMaKhi1THMNCHk3a5gxDLIGa03eP1WWE+bzhyXbvmNq+IUvr3p2yr1gv9yyjxX16xuFsEeQC9cm7uXOSG2voswF1+GBrVml4wfa8u/efRll2/9M3L1u5G6lv4JkXpl2Nf0ZFf59Pn66hERbFtqN+OWg52ov5MwM24dVnYH1hdeNFGKwEg85/9/DCEji5HGihgdGxxgor80RAD3fw2XXhiLrJt1pZnvlUIIksNldXbt2s4IU1A/HV4o045qjjjjz26OOPQAYp5JBEFmnkkUgmqeSSTDbp5JNQRinllFRWaeWVWGap5ZZcdunll2CGKeaYZJZp5plopqnmmmy26eabcMYp55x01mnnnVxW5NJKH3XU52B44rVSTCImBFNq//QZKFc68ZTPT0EN5Q85i371UT8BUFBdoQcddhVRK1W6VIJQlNVfP2rl1JY758Q1l0uiMv86gil/mWXdQYX9cxgrl+ADGkuxdjWYOexUdl5m/myWWIBsBZvUaYmqxpp5mB0UWz2s3NMONh7NAA6szipVl1iY3HPOqRb1FZtVl7TTzSIChhsZS6awtqlWQWWHz6PyChpaN+EYi9lF6ljVXjfAytevUlq5NN498vSnTjnz3BOggBUujFeq3bRjrjvo1CNPhCzZqLFeMD18DmAegqjwyV7J93CHiyUKs2MNYxQjTzVyevPPQAct9NBEF2300UgnrfTSTDft9NNQRy311FRXbfXVWGet9dZcd+3112CHLfbYZJdt9tlop6322my37fbbcMct99x012333XjnrffefPf/7fffgAcu+OCEF2744YgnrvjijDfu+OOQRy755JQziduljTUkGqBZ78kSuA4d6vnVIl2AjzogdhSpOUVpDVMAT53lc0FVfcq51SuNtcy9qRo0WD+y0aYPwqFiXVQ3UMxj6+17GaZNNor9OvvTIVHWIHoIacYZDb6G9/LUqKY2mYavWesNtstggk0ulyuadYLAuYYWqv0U56l2FtUf9qP+SLd7f0DRCHbYsy+ytU485JFfeuoxDxq4Bz6I+lpFYpCfbmBid7KbmDyWgQ9uGWJcZVuJKco1D2086B1hWEGIVhRCBJqLZSt4TwTNdkCx2CsCNZue13CTuyMQgUYCMVnl/4ZIxCIa8YhITKISl8jEJjrxiVCMohSnSMUqWvGKWMyiFrfIxS568YtgDKMYx0jGMprxjGhMoxrXyMY2uvGNcIyjHOdIxzra8Y54zKMe98jHPvrxj4AMpCAHSchCGvKQiEykIhfJyEY68pGQjKQkJ0nJSlrykpjMpCY3yclOevKToKRJPj4CwoaUEiTuq5pkAnC61D1EKKxjHtVSlSlbQSQfT7AKVoqiQ6W1TgPFEs5DDgOX4f2jd1p72DvqgZniEWQwN9DGyNwVNgxMCw9oQUj9jrCee+yrl1LzhzXLEoxsHsQaeHiHDb4ZNn9UCGCt0Ua1ChJNFLrre1/rBjuWwf8KeaaGL+pgoMXmgraZYXMwAZVHGLZxH7Rh5ETLkJhV7rENb4EzawNCnrm0EQ6RpZA7zFmbgmhwjnecgwY1g9t4GBQBW3wQbmmxRztuQCAWri0kfBnMRUPJ05769KdADapQh0rUohr1qEhNqlKXytSmOvWpUI2qVKdK1apa9apYzapWt8rVrnr1q2ANq1jHStaymvWsaE1rGlPlzIWccoa4A8pOaCoRoWhAp1gbl1Oqc8sV6JIoQlQlRjAQzGBcYJjaaJUxkZm1erWGmYkK6TM1Uw/hEfRrGkjERs3puxlws2LtyIdNtyZOe/UHIehUJzvB5k4blsWfBqnnwfDpNcr/LHNgRelHQCtGhMuabTw0yAYeIIFQjzJ0tO20YRgihpaCVYweFk1bRcxRqhLqY6L04F/bFBQck96DHjv9Wg2OQVIPMZZtafGhNUQb3q4BZQQzyGkN1Urf+tr3vvjNr373y9/++ve/AA6wgAdM4AIb+MAITrCCF8zgBjv4wRCOsIQnTOEKW/jCGM6whjfMYbuxtZegg6tg/bET1NWVHneV5dT0Grt5NiQffrVdYKkWFsJWBrIOIeY9jPnSrTlWHv7EZ0gK1iovyBCziaCFPJgpIo/kcmSr/Zo/4Lk8hEQzW6Ftb9MSZC/YFuR8tLmnlqFGmXP48yIAfUsEqFlQfQT3/6BASeiaacta5TI3X8+9jXQNoYFSZaMeHVXoCrTLtpGW9B04RI1K9cFSejT0bWkpAD6WIFrJohfNRYluhzfN6U57+tOgDrWoR03qUpv61KhOtapXTZ9+wAAGChizey9AAgQs4AKy3loMDoCAfQjiAKlsGzkAIIB97EMGMZBbDADAAGOTYB0Igxs5QGDsY1MqbrlIR7XTkey4xUMG27423GKgbWNzW9nUNre430aOcu+D2zNQgLwtjTZyb1sBNygBARpw134oAAWxPlu7qy0DETRgA/tAwAEUcAIQVEAGJwg22OxtbhEswNgCAAAMODCIhHNgBP6GtcS1FoN0v1sEJP8wNgMAgAJi74MBJWB4Oixw61wjbeDmjsfFX85yd6dDBBzHAgI+3hs6L4ziJ085z4lh8nS0vNgMAMG6SxISm8up5NvWucoB0AuTF9zn3VaJZKwOJ5wnHeMAYPq2RQBudfcGX2R3k9nTAYGdrxwFPmf7tsNukt/l5mZIX0ATdv7uGBD+54fnO9XhbvRYmf0DHfhAtT+gggpUuwIJsLzbUeJ3fMEsBm2vtuhHT/rCv12nFwkxnvLB+oJgvfSwH306pg6dseu08XDyhwggwI+AC8TssY/9uTmfs9T//U7k2EYGEg6CC4zgUUgPPuyHL/bbWx9Py5ZAtUNgAhHk4/XSnz7/7Udi/PKHRPVxGrb2q70BANRAAe4OP+mp33frWx/9b/LHNggwegF0oACEJ3+yN34TYX7mN3Z2Qg4UwAKkxwIhIIClR39UZ39+h4B0IlryYAEQKH+zd3oGaHvHJyf9QA4Ht4HSJ4G1R4EVqGJv0g/rsADFZoLilxIfaHxj53l00g8X0AEyWHorR4ASoYIgeINxlyX+kAIG0IOjJwENMHISUYOdZ38XSA42oIFKaGwPIA/IFYQUyHgfSCeGwA8AgHBXaAAUYHXnl4ZqqIJ04g8nkABXuA8toAH8Un1CCIX4xyZHyH89aAHysAgzkYYfKIQs2CYxUIU9OIdkR4hEWINgmzgDDdBrG+gA2+CEEyGImIh7OUgOB/AAEDgBKbCFYEGIxhcuhiACJjAB4ccA/zcC0RaIUHh78lIDI3AB6SCJpMcAE0AD/FCEbCGFBtgv/nYBB9ABE/ABFlABGdAABRADz4cTwZga17cw8aUAMIACrwYDnTAgSDGNn4OJZ5OGBUGB4ahiX0hD6MeGMBWNkEaOcMOO7ViIbdNWcRIQACH5BAUDAP8ALAAAkACdAqsCh3qpvCcsSy09R1A9L0NddI9vW14yLLfFySVMYdbX17msoZq2yEdmeraed5Crv6J6Z2R3jUQoJ+Pj5iZBXGZ4o2pqbFMqK3Z2dEFWZqmdjIuLlcCrixMUIsHHxSImJaalprCUdVKZukyNqMi8qRYaJFRoe0V3jJyTj2BELFNTVX19fHJZSSouXKu/yHKSrqWPdXNhSWdMLipZazNMXJFxZIiZpqq2wE5OTYKChGxaMEpKTCYiJHxuW5hwYWZSJDlYZ1pGLDspKY1+a8fBv6urpoOnunear2NRSbqWfMnHuGJMLx0hLG6Ip2hiWEiBmTFGSy4pK7eih31lU1daWsK5qFNIOz5meHJcPDZmbLqrhM7My5l8Z2Fma8K6tcHBwt7e5MOylCouNGWFoFl0kbS4wJmdpuzs7i8zNYiFjSIiJC4uNMvM1IKDjD4+PIGRoSkpNTkiJLmzphocIm6WrF5ulHhuZMrOy5isvjJCXEKAlGpufHt2Z1KevMrKym59p/b29ComJzszLHZ7hPr6/FKStCo0NERkbDc/UMbLyzY1Nba+vL6ifPLy9CYqKsrGrMrGxx4iJDY6RB4aHD42NCYmHAYMHFac0DIoOBwuTFi+yMoygMrMNCw0DB4yLMik5Ix6nIyKrCAgFD40QPD0zLrwtJyy2IisnICIUPCytEB6IEgcHKaGSCIMHGZUDE4mSKKg0BbKgEpuqPr++Dw6NEgqDCweSPDmkLJ+HFaqwMp+2MjQgIKm7Fii7KKw8Do0UGxgbCIeCHiCIKLUzBQMSMDYvBo8dBJ6XAo0dILCyHqOf</text:p>
      <text:p text:style-name="Standard">DoyQC563NSsgEaiwDJShHhMmGaMfEqIdGDKMFycuCwyIFCinC4wyDawyEhokPz66Oh+WCASdE4MLE6weC4mOHho3Cg8gIpMXGDmsGxoIIKweE4idD46QE48DDQMLIhWIEB6UDo6RCoqLDo2PP7+9P7+/Do2RB4eJCYmJCYmLDo6PCouLMbGxMbGzC4uLB4eHC4qNC4qPCoqJCYuLDIuLAAAAAj/AP8JHEiwoMGDCBMqXMiwocOHECNKnEixosWL8uQ18pBR3ryOHz/K2zFP5EWGHjiC7Liy4w55Hk7KnEmzps2bOHPq3Mmzp8+fQIMKPciRI8qYGXl2TLlwZMehUKNKnUq1qtWrWLNqtehhx8sdTQH9S9Pz68iFaVJ6WLK1rdu3cOPKnUu37kF5AaYIwsEXh4q+fVUIxsFjgFJ5/wKUAOyX71++MCI0amS3suXLmDNr3pw1wJgWj5J0GNLBnj3SXrzYQ3T6npcoSkjmTBlATAvUo+2VvmdPdQcQQMA6fOkh7cU0aWCSFZgy5LwdTJmX9ApoSdKfaV5KbI6Ys/fv4MOL/0c4Yc6BDqpNk+ZduoP7R49OR0EREyfMCS68jNav3jVv/b+hAJFX2nElDyDdCQSdBx8tKNw/ykH3UXFAOVhfQxx5Nc94HHbo4Ydu4ddBAz4c9JI8IipgwwFevBAbTgyKSGJ0EI40DwZ3pDbaPaUNwR5pvek2xBAvoEBJghSlISJpTN5DJH0wIXlGIlBklBySPCW3AwF3lGbal62NJiZ6LwCBJYhopqnmmjPJqARC9xnhRQM85NcHCALeRJKMPiAJnUDzEOCAk7ytt6NpvJ1W2ggFBLFcRR4seU+iozEKh40DvVHCAVGsAEdXG/6UkaBDKOpjbzwiag+h9iTxgmFsxv8q66y0FsSnicm5iUB+j+B5Ik3Q8XmmQDDNAAFjjzWmbA1kUFHApRgFwMBejdXAorMRXCjQBEyw+GRXLyGnFAYODPHBFmzgkG5gjSULig0jPBBBjbXWa++9391q0EiRujCiEpTMUIQXQ+B5nUy5+kvisBACAsgOR6rEkkgw7VDCAiPQEMGjFclDCSW0jWGDF0l4UUAEDwoUhqCpDZHFCh5FmaWgSTxgAVkMD+QBuR3YDCG+QActdFz6FmSljDlwJLB7RVI2U7D5kRiqQWlxxPFdL5VgAxU0wJHyRBnNw5FnLSBSMqPZFsTglg7opwAMl561E9tUyLsDggt5IGjP8x7/PPTfgAcOVNEE8YufIg0k7QEgP9TQKp40ZcentgTNIwAEt+lmqpin7kfwyVdvd+AOb3yGyAhEbN0olhXvEEC3LsMARYE6yUNuzRYQN3HMvOMYrwUQUi748MQXXxHhAxmusBIeUIIczy3CmrNDHLnZCHRpIQddbbcd2gFv4LfnnmmWfi3RR4Do7YA9VEjBxQJDnGz+QI3UxiIIA8gTekUlLdWVPAxwgCN6kLuMYM9q2UEMSfbms/kZ74EQjCBBkEeshB0gDi8AjAqYNQQS/cMoFkHOBL7RAQwyBjDMskcXiPCBFrrwhS+0ARnQtr8BZURE2LoYo4JAiYSkZFdeQJsD/8GWlhtBQAh8qYENOqAAJCILBzAYgJaWwLYBAq+HEsyiFh9IQQgFaw7ucU96XKMfDw7xISPZVRjHtzl7xGcDUoDDQgikw66dsSE2utiTLIYx+SnEK+SaE/NokhFAsEw/P0qNfpj0pZ7l70C2cwDu/nHHLVrykrPqovIOkIQhuUZzo2lADP5RkuPsQEQdEI2iwEQaBcRRJBTbXUZ06McQoogJHQCDFD5Gy7TBySMBoEALuBYEQgbqDkPwAo/a0xv0NPI0AHrAAI5kSEkS8GeYzKY2adXFhrgpeBcpDn7mFIPpDedhhoBX106iP0H1aprmRMgP2ibNcFVyjgGgwwEUsP+CsZhzHsE8wAauQEn1TfKe20yoQjfTzTmOk0TXi+ccUbQ8p1nEK/LopUQVIg9NDbMHEZBbRCYgBoHGoCjCi0gaArqBfsIELbWggEBh8EF5kOqaG12oTnc6l4ZyVFqEMcyRjtOvESVNJojBwBGPAIWUQsQD+TwAFWAAsZwSpBb6BAMM+NGVk+wgpgJ1aQ11FtWWepFmDeSpWtdqGZ/60CM7SAMkPjhWhyTsX1i8qALjqpLjcOs15UzORDygQykEoTgI9WFAFUBQBs0RrIz94I2sCTyrsvWymBWKWxGCvh4iBhBQMOVDjzoRsb3BgEMF1kN90IiXSkQe6XSW1yhkkSX/gLWlJVFJSOCqv+3J1KxpCJQk05rZ4hqXKps1UUfSgj2MKImEDQAYRVQi2ANN7SRFjS69JMJHtNU0WvrcAFUBkVeCpKQjkCXoR3h2zcQe973wPUlysRa2vtqyPB3IghIsGhHE8K5qkXvdAbKQAwNOpBZasxSmLnrbFfBVuTCB6m/7yRGa9cAA/yhvfDfM4TYprETcBWoUmUtUPmn4qcbaA1NFehKAxuIAWqWkeweCCX2OgKpim7FBJLzPK7wBA8lKVmP2MICYtiCyDLodcTvM5CZPZL5G2xXi3vSRi0BtRD5wKkO8kuCu+Y2oWjMZynKalhvmJwqjfFqDwZoe9XQg/z5D2EATWAqzUTmgAwRckJP3zOeFQJkgp1RYDr573w9bdiDJ6SUIZVKSHxQhCSDwQXbQ6N/bQW4mEm5BSwPqPSf5qAMtBWsUYLC4HbA3d6nts6pX/WedfdMjx6HonLJMkZHUMW7AoqgipgqI6zblJQGVLbDSuwRx7WspNT6Ak1KjmyS0FGK0XbW099xqQOHnAIkjdEUkB13SSiQ7Gq1rRDLEABu4CgXiBnRMeIZmLW8n2WbVn4lO9FWZogY+9njbx74y7X432a0JLEigsawljWiIkmKh3g7UGF1+DAs5yBGbgXVW7oyFdGra+bJdY+SCA6CtOSm9G0meUx6pNkrHCf+pd1i1DaeAduEEfdlDFR7m75r/+8N582+C5MFwgEVJI07xykMkJ+hFFw46LOmqggBxMdnSDq7PmQggNqK+R7TPUSxO3nNoU9KCoUDoM8GLTJF8R9v+FgZH4vehbc72hLqVOIJV0Go9wI4J0VtsDxGnvzLgA0rMT2LzSGCCitNLSg4Eo3/azksAirkh7JASvlaQSgQAu5YiaO0IUblZHfvTCWcHOhtJd9tHv1CA/+NipuFcKtszJPWA9OAO0d84+yMmIbkmfqqoXn56NJpSfW89QlrYgQZbHJgEAHMdGMGr9scvAtTAPW+DQtppwmMkm9PsR74CTBpEO9J7f61uSon/9rQU1+BmFH6nUk0yTzMk1Dgr90pvyPZE9iPwfXpVNPRAMfKDKNK4B/jKtCoe5DFE5RkLgAheQAWvAgUJhBwrwyxr4AVZIDs4sQPbMGEFlT299T/EkU9e0FJdIXrfN4LZdDgKeEJ+EUUqgQE1AEMfQAYdsEIwlAFwQ0k5xSBQBQEs5IIvlAErUEyNIABjUAY72EIj4wVk4IJbAASgEk6gcgMOYDYEs0InoAFKRAZDQiYoQHM3AVWxMEwZpCwo2BifUAb5lQPPgXkkuIbGczhrVDJCggjCNxIQ42ou0EHlRBJylQYOY18YciBM8T9EQSAR5gEWZWsY83oP0lrgxBVk/xEyXaJ+twd8UWBYv3ITaSEAJSVG3xMkvgEkugF9MJA+iceGpphQaeBoXgJ8QBJdjMgSGZFdzINRLPFB/NUUYSNxsRQ2K1F+frcStKQKaZh0jGgRIpESlAAI7IABbjAyp9IFTTQAs/NgMAJsYgCDhQImptIf4gUHOKOGpxiOCpVdg6ZxUsFlfZQt4CiO7NiOdDEP16ZdrmUV0HFrWeeO+JiPmkGOGYZyOQFu6ViK+jiQBFkX8Lg8koUViaZOuFaQDvmQbkFR2NYneHMVMcEAAemPELmRHFkTEZYRfhdtVfESaZcdUdeRKJmSP/E/KvESCWcVRsGLRqeSNFmTYdcgeP9TkVaRHT3EIAtmk0AZlEI5lERZlEZ5lEiZlEq5lEzZlE75lFAZlVI5lVRZlVZ5lViZlVq5lVzZlV75lWAZlmI5lmRZlmZ5lmiZlmq5lmzZlm75lnAZl3I5l3RZl3Z5l3iZl3q5l3zZl375l4AZmII5mIRZmIZ5mIiZmIq5mIzZmI75mJAZmZI5mZRZmZZ5mZiZmZq5mZzZmZ75maAZmqI5mqRZmqZ5mqiZmqq5mqzZmq75mrAZm7I5m7RZm7Z5m7iZm7q5m7zZm775m8AZnMI5nMRZnMZ5nMiZnMq5nMzZnM75nNAZndI5ndRZndZ5nZqRD/GgndyZDxARD//gnWn/IJ7eiZ2hmQ/lKRD5IAcQgZ7h6Z3uaZ7nCZ7/cAY3QA/x2RDeSQ86gA/umZ7y2ZnueQZNoAIVQA/02RDx0AYVoAJTgA/hmaAB6pn5wA4pIBgVMAvvCaADEQ9kkQ/00KAXcAPzgJ4cOqGZ+Z/zkAIXYKCJEJ4IsZ75YA4VgAMXoAP/IAnoKaEoqpnpuaItWgFtwJ4xyqAqMKLy4J1ykJ89mplyoKPwKQ8saqAaehAg2qB7gAFgsZ3/wKNNupnbmQ9SiqEvaqI7GqJHqgNxpaNfKpomKgfycANB+qJheqVpChaS0KajqZ15+g/sIKcG2gbeGQ9oeqMDcaJ62pkfip7z/3ADguCidloBOpCkJmpsiTqfYjqlFZACIloFc3WpqCmjcrADNyAYgnEBGLAcTAqq55kPeVqhgHoBA/Cp4dmnrDqai+qdbXADkeAB8PkPckCktzqsxFqsxnqsyJqsyrqszNqszvqs0Bqt0jqt1Fqt1nqt2Jqt2rqt3Nqt3vqt4Bqu4jqu5Fqu5nqu6Jqu6rqu7Nqu7vqu8Bqv8jqv9Fqv9nqv+JqvKLqj/IqoCfGr4zkWXqqvVcmkq7oQ7smlB0uwVcml9Xmf2vkQ+9mfEeuvDBuVA1qgFZAIItilRvqgXWqxF4uxUHChLhqyiOqh4VmoJGqiI3uVFQukBhoJMGqlS/9KozaKo1A6sC8LlenZCJo6CxabD0aKpEq6sD3rlE/6n1IapPSAEIQqopMasl2atFnJnWN6sui5pOjJskm6pFa7lVsrCXE6p106nnZ6ox8atlzpsn6qqYK6sp06EMLKtlm5qKPqqJCKppLqAXWqsnYrtujZtAbKqUfqqYErlmPrAVN6qqmqniKbuFTpsvkACFMqqwnqqpLrlbn6D7tKDx4wV0pat5tbuqZ7uqibuqq7uqzbuq77urAbu7I7u7Rbu7Z7u7ibu7q7u7zbu777u8AbvMI7vMRbvMZ7vMibvMq7vMzbvM77vNAbvdI7vdRbvdZ7vdibvdq7vdzbvd77veD/G77iO77kW77me77om77qu77s277u+77wG7/yO7/0W7/2e7/4m7/6u7/827/++78AHMACPMAEXMAGfMAInMAKvMAM3MAO/MAQHMESXLDd6bYOIbpjQZ4TXC8GS7oIC58gvMH14rD2iZ+RSxATiw8KK8K0MqBccAEH2rEL2qAgi7QsnCb5ULIYOgkbehCQ8KFey503LCsVa7kYSrP+KqM4a6hQesJDPB7pSbgZOrRFewPyAJ5LyrNP3CFLG6WlOrNQW6hTm7Bb3MLbGadkuqHcGcRgW8a1srViCqgbG6FdK7Vr68YcHJ8W6rTwiaZZSrd4bC9koaN5+6gZGrUGqqZm/wq4gfzGg6uphouqGtnIHTK2lPDFgpGlwmHDlMwmYdql/BCrA5CgbdzJgtzDu9qr3hkK/xAKHmzKsBzLsjzLtFzLtnzLuJzLurzLvNzLvvzLwBzMwjzMxFzMxnzMyJzMyrzMzNzMzvzM0BzN0jzN1FzN1nzN2JzN2rzN3NzN3vzN4BzO4jzO5FzO5nzO6JzO6rzO7NzO7vzO8BzP8jzP9FzP9nzP+JzP+rzP/NzP/vzPAB3QAj3QBF3QBn3QCJ3QCr3QDN3QDv3QEB3REj3RFF3RFn3RGJ3RGr3RHN3RHv3RIB3SIj3SJF3SJn3SKJ3SKr3SLN3SLv3SMB3TMj3TNP9d0zZ90wstxE6snjXLnVpczxH7D4lwA4mw0wIxnvSAAaEVof5soonABQb6tBLLoBdwBGeQwf+cD5DADyZ7oA8RomigAjcArJyMz1I8C59cpDW6BzpwiwJtxFG9sNpZxb5q0OgJtHyMECxbbAftxU57EGIceDWL0BZqyCYcpolgxw7tnZqKn11aqFpq1P+8naT614UqRRHtnpDcoBXwuBSdtadaBT/N0HHcoqjKphctD5+7A7ZK0RHLpa+K07I927Rd27Z927id27q927zd277928Ad3MI93MRd3MZ93Mid3Mq93Mzd3M793NAd3dI93dRd3dZ93did3dq93dzd3d7//d3gHd7iPd7kXd7mfd7ond7qvd7s3d7u/d7wHd/yPd/0Xd/2fd/4nd/6rUUuO9oo3NMWvM8OO9SJ4N8EkQaEqtTqaeDxzJ1PTaXtSdVWjdVNvdVdLdUNwaBCIAhjLQml/M9SHAkBXhBEW6Mj6tYBbbmGLLSIOtciegN1XdDoydV7ENd6/eJ+29fAGqeGDdhSW6KDfdB7HNdmmthp2rFZ/Q+N3cciGtmLnQ870Nj/cNlIHtCaHaSGCwFVwBafbbKZPABc7tple6QY4LAWPQ+fmwatPdEqG7Gxvd9wHudyPud0Xud2fud4nud6vud83ud+/ueAHuiCPuiEXuiGfuiI/57oir7ojN7ojv7okB7pkj7plF7pln7pmJ7pmr7pnN7pnv7poB7qoj7qpF7qpn7qqJ7qqr7qrN7qrv7qsB7r7bujVesQ4Emf/OrPA07Uko3UCk61/byjD+7VU10BVX3VAavrFo6hGM4QYC3WZC3Z8izFh50QM4wDbI3iAA3XByrXM3ykMC7tQJ0PeG3jPg7uCH7Q4FnaUX3uNwrk4o7PFsrs/WrkN+puBO2dcuzYiCzJa57QZ/zFXk3lEc2lm22gnj3RhBvaDI7Q+SCzpx3vBa3aN9AOOyDxA/3av3rC69AO9AAP6wDy9NAO6xDyHU8PHd8OIE/yHg8PH1/y7RAJLv8P8i5P8h1v8i9/8x0v8yVf8x//8i6fCCdP8+uQCIdA8vCg8iaP9CZv8isf8j/f9FIP8j0fCUPv9Fh/8zQ/8j3f9O3A9CvP9TBf8lnf8ljv801P9SdP9i4P9R4P9mPv9CjP9W0/8yYv9GpP9CT/8y6P8nUf8krf9UKv8kmv935f9oe/DlGP90r/8ZEA93A/9iKP9Y9f8oMfCXyf8uvw+Ie/9VJv9ka/91TP8lq/9nZ/9jfP8i8P9Iov9niP8j3/8jZf9Eef9zA/8nMP8pW/9Dlv80Rv96GP9UKf9vQQ+m+v+Gav8ihv85X/+11P9OxA6/4m9ImQCJFQ/dRf/defCPD/YP3a//3ez/3Zv/3bH/7hv/3dX/Ta3w7gL/OP//2Pn/TVX/TkD//YX/71j/3gb/3sT/3sDxCREiUSSHBgQYMJDw4k2G5hQoQRHT4sWJGhxUTwEMKjeFHhQoEcFVrUOPHhOooTLdIb6ZBjpHYYB6JsqZAmSpQFOebs6HHkQIcod2acyVDoQI0HVfpcB88lxJ4PoU6lunAoQ6rwnBKVirBhIpZUI57cmjTR0YpOHcL0KNLiU4wy9eWTJOffXbx59e7l29fvX8CBBQ8mXNgwXn1v1OjTtzhM4sWNFStuzHhxZDWK2el7XLkyZsaeH4eBQnnyZX3sSuOjnFpfPdNqoIDW/wfls2Xcn9XsA/2GM+TWqD0LRw068+/huHuzpt08OefSjpFj5l1bd2goo5XjfsOa8+7LvjsvFh+afOLP5TNHV36ae+LZvydDtq39TfzkziPb9076+OPj6mlss8XYyaw539g5zTbnGjOuMvwezI+x0xSrLrnHYFPDwOfAS8w7/XLDLMHHVDtwsvg20xCy/aaj8MQIcZsts3nygSSfw3LUcUcee/TRr3rYYSdIIYeEgkh28FGtyCGZFLKeI4tEkkkip5QyyiOhoDJJ1ars8kknm7TSyyLfcNJLLK0EM0wk3xjzyy3Z/JLMMKWkUssio2zSzjLFzPNNI4PE0049myw0UP8mlSxSSUWRhJJPKIm8T9AgG010TSndrHNPIZX0UlEwDyWy0E+F1BLQJjU9E9NViwzjyTQhDfNQPmHllNVb0Wzy1S9BHRVXOBHV09E19ZEHRxx/VHZZZpvVkUvY8CHt1VelHbIebDeMtp4woHxVwHqU7JZbbtmhdsgw8KlHDW/NDXLc7sB1s9p4u+NS226HtJdcfcXFVl1yozX3yG2TxDZIbK8N2N5ujxx3Q3HRxZZhcqeNtjtNxw24228Nzi5bbL+luN9/zR3yNdiCZJfaI938uFx1HR6SNXVNDvdagrVNsmOEP34tXgON7Jbdia2NGGJvBYbXU3fJtZfdKL3NzmT/dn+OtmGL66WZ5HebZvhkhLvVWtONlUZ4Xy5J43bqq6UtmuNyqU16X3b7zffbb7NzWOqDo0wXY7dbdtttdAVHWOeEL8Y2DWcbd/zxxwX2tFKb9d5XcCHpfTdLe7OUWsiMs1T7tYgZtRlasu3deu0kgSZNQQFVU1to1FlT8TXcu0zNU5lX6zfoI18LVEveE1dyQ71lJx7jlGVXTfXNwY1YdZdvVtTTeKf+8lwlgaZe3thVbpJm5seP3t1F0WYtUpPzxd50cIPvkulyN8yb/UrZ/3h8/sUX13O9Rc9lr6tZpPjmO96p7X8dm523QKUiLHXJc8LzlPCCdj3VBa1oJFMR/9ood77Ytc5fvwMX7gyYJQ9AToUrZKFh/AW46rHtbEYbWMJM960XWgtknmNgqrBHOfLdDGk11GDBhBeuSHXMfl2D2LX89K6CnetlNUSYwMB3rldtyH67khgHGbUuMUXsiFz8opsiJjc3kc5mbnuN6AymoJpVK1Dnm9Ycj9c+md2xbpXal5uaODUFUo2LIRPkEY+0PpZhkXDZWZ/V6qg0d2ktfwRLpCDLdbNzde1b/lMcwgyUOIuJTYd4LNoM86bE2gUJaBejmRUfacV7pe2JgPvWDlp4S1zm8h9ANN+8RAg0Ev5sfb+MVAKfxL3sBVKBblol29KIMAruK5rro14Co/9mMvJls3Zpi9QRASfLSAHQk+EMpN7SZbcndYd7TdKiBpmHOdPB73vphBkza3ZDd7URZuw0WeUi1UemTWt/avMbtvyGTX7e0XPjU+fwEAY/U+XrhAaElkOLx7xXLVSejIqh9LgUxILpsV9oW2j8krjNBIpPk1G64SGvFTFwBUqf5euaSCcHNsbpUqc7bVb5HgnRm6mTYJczaMemtz5GSrCHcbsW9AaWrya2q6an26RLN7lKExrujUeT5fvANlSkxu1qQduiRBvqyQbq86OWFJNLkyYzLBKRckhrmfValzKIZnGknpKW6PDKwQb2T5Qne6rnaLqvRO5PfNQKIi0Xq7j/Ok4Lke3DJuXEprgMaq6H6+Tb6c63wKuxDZnxu2z1vppEQHJRr6adm6eqxUd8zvCbQZIHT2172x0VdXKpSSwOE0rZurUyXjcdK9ZEN8F/xlSlYDstQptY1liCdldM0xYFyfhUr8oxYQT9J/2QG7WswrJbVlMfDFOGMn+KE2xW26tUzXjXZ0YtqRsMadBmhy9zNpKc4wzbVi9YQ5nBtn/8KyDbSoq5xB2XnL/7IsHgCi2OxlOWe3zaf2Nq1HEGcGr0+2jShHdZgkW3onEEpFUPqjNtmTPE3WVHbXH7YhgDRrHqE5Pmxvjag2LShxaGFhR3hVb2rU6DT33X6jy40KUK/y1qANWXST1LxbsGsLjvQ2MOxfReJ/PSYjPj8v/ahcWxevKOARUaTN36zNS1VJNiUm7U7sdBE2Y1rqX05R2heV55WUuDdX3ma8kaye2ib2tgbig+1zln8N4MrUOGGPNMKDIdtzOTu/Kc/dgGXJMd0bVwZDBz5XatR6ctpzEmdal3KUKwwRB+ggOoHDdUPTWKLIj6lLOGRXm+qI6YirQU5NaCaK5WDlmZ</text:p>
      <text:p text:style-name="Standard">kpst82CqRhbzkmkLPOQz85nnKprzqTYDmoTv+WezqquNEg1e3Nza7DjW+Luo1OsZk+qmcTZ5rcFe8ObuJ2Yi6TB7iq7rGOOZwfUVT72ZFGdHU6szVYvJ3v8fdKiBxfzLG45Ta7ouKoAxOdSpmg5xtIOSi019cdwql4LRTlmh76woDFP1Xhx/8iYpm13VTm2L7SLuNXVsUEUzV7mawmcB1Vg6gTHTgMzTeR0n92blIiqyA753cTPdPCC6rq2TPmjWarbtAPoyeoaUdUXn+meOKq57k7Vza81L9RzOC8mpVVvHC9jQuEqcsmWvslTRa3ONe7uSHBMaK2m+Zm2mVNXVXjuoI6Ute9LcvDtjRwoxfnie8nOljH0jE1MlxF7/95Qfq3ATfZ02z0mt7CNepar1+upulmu2ez4nNU86855Z0Xq39phdU7YhEepVfEu07h2zaPb8dUrXNDv/9HHleLxtXfN9VSxc6APMNnmCceV+4h5F+W5mlim6eIozVNkfvOyuvlGtf5clz+Yr0GL6E9WbV+mB92nOD+YvvlJ9cMMomrh3klO0uleXMSeaN8MjXv+4jLt8Z8jjVjK4QUIo70u3Q6OqTrozsWOg+XK5mfExt1qsuyKZI6mbAPov+zEme4GWD7Mvh/MgxRuwScMfqyKywFufICMhdIOv1Ns7kwq4SxI0dyE7twqUdrK8u9qWCmoeFHSmL0MoyMu2GBIlfjsXwAOjTMqgdrqzKxsm3hO5EuqZy7Kagqo2e0KoTcMkZdO5WsuftuMSRtKUAeKjsYoYi9s/NFSh5Vob/1FSOlYaJMrzNSYLohtcq9+bN2u6H8MZI68jH8nDM0PKn1jzoa75P7zTwjkUuihSsW8xoW8SqfFiKuz7IssiJS9DPoMRpiriK3TRtdEJva+Bn97ykjVztSbTNNILv7DiqvvRp9PTNZ1ZtRTcqCaUJo8KOnLKulRLP5nBwfuxs/gTJudZpwKymTpCtR/itnRhOTPCH9UZtTSMxsZhm23rsNOyLoIyKi6To7LjOyjAB4IpxNQ6o2lrLTnqB2qAHdhpjCPph4MJKPWSwI5xrq4SqnX5GIABHS1rusJ6uO0iuA8yGnSjhnCZDYNBItJ4jUY4wY6irFIir5tqJ55DuUIkG/+WGqlwIr7XaCcJs6KFWr66STuzaysrwqhuG7w8A7O4KjdWqsRFY7bLosBfRLPkEzxrOaXJoblOzEibCa8Q2yNSWp6a8azuqR9ZOkNpTEpl+aDqOUF1gykccrSSrJmoMqBCSBk3cj/J6bGPqcGEIRsnOpg9mUojJDCySi4SghbSMJOUqZLG8hQchD/ZyjpHdC93ZIeF9CT0qYdGQJLdCSN3Ab8A8q6H45mt4qR40Sfb88B7wiL0A5O4aqJKkkK/2Tc7RL+uLBl4w5nZKbCMjMfK8rRuq8YqKqbMqrtmkkSPKUDFkrwaeo3EQrpIGibBFCvM+8T3osV6sCWl7M0facn/zITHcLHJIYs5L/MsjJkBExABJ/iBprIr7nLMu8GjT+MkXym+W0w0nbsy7qNKUsIWGQAAO9iAHHDHfSmjH1I1vkkuwoQ9dgiAMbCBDrCDEYCBvxnKMGCABdCCBlCCeugHbGKYqIkiQRqvpZM2SIIl6ns/lTNLo3pEq5u32bsu6USwsDyiV6m8Au3EuTM7uQkvtCE/MjIvN4SnVLuom4ylT0PQDDq4S4qwjFxPYqQpKDpJ3DOS/PNNHc2Rm5IozjolghMo2fO7bouaGXACPhABGSAe+HqhdoMgEqwHBnAAO+gDK10DROiDR+gCBRCCKlCDHcRIn8tEk9KZIY2t8OyD/wbIgbMzs+CDOanaMlYcpwlggvms0hHgAQwoAkSIghgohCHRT0QAgRgwE7ApRBMqnYoCq1Ui0t9TMnq7T2PDyOpZHR37vO67NMnCwrB0LUY8LZhCFGsjyRqcOPcrtrzDmX0El26MKRJzv21aMG67VGmTTGGbTXSblBxzMPA7HQmzGN7cUWEtjDfUsDdEqrJMHEp7pcIhDSiYAREIARHAAHMBSnZwxyBZyOhDr0RKGf38hzWwAy2wUi1YAy14BEQYgig4AoDZvhWjKaoqKYicmfAczxwYklxbor3KpDHaouIxoQCAgBZYgxHYggrQgCaIT4LdgyRRA/3sA0JdF1TiMP8CpBrVKzFmxayikTrzYblAMb0GbdEm5Lxi/EFJq6EVDFJ61KuVRD+n1Ly6KqBb3LQlmsgnCqSuQZuyKsFb6zbOAiEP0icpO6TX46ZGBT/hATz6CdZhbVrAKJ7pJL/UZClaGtA5KgQBEIAzyFqufYInOAOxxBd80AdpyccEw9mk+lYqOAE0QAMNKAMbIANz1dIRKIAgkLXYtCbN41BMVJd4SdM1hb/VGUySnCb+GcEkmQEjIFgpCINv+QE+9dMwANCHbQAUIBphy68JNB2DARzLokzrcz2126IOzKQvIklA9KhuXa+/IkzDcdnL40FSxR/J2TkULL4G/T/tWquYE1L/PvO1NeTHXyVVTN0gZnsbfuIV4WQ1mWVCMFIppnVa6d2LaTNW8Nu6L1Q0ocoadviBaHUCEyAEERjfJHVOT9qQMzCEPPiBbJVUeRurQL2DfwABFCBbvjSQGXCBA9CCf6jbIIAalb29wJQpiqJNg8EHGSiCNSBPMCrGzSImwDI4RnwDK3AARGiAP22EamWXRrgsBrgDiI0BzsBKET0l6pwjOII1ZXU6NFNQsFqrnR06DjNEhppEhqyfGUq/yMPUyxJScrQ+8JNNjkTZt8QuhamhHr0rOrTDk/PA3eWb5gtNVOvDJsvJbAIaFAObHJ1eLr6LpPnHECWiohPGgGKfN/De/xAA3xCQ1mgVgR/gB2yNkhnIg2ZozuddsaTCvm/F4GtdF3yAPQJwACvdABi4K028wM+MSdm7wGqp1yyIAbBN4ZgRzKpqYJmDzb1EmCklBgymBj86GBzCh8q93LUJNI58Pr97FWRTmsdMwX3kLHtKvem6qzqUzDC8VCB8qIqy1dpMSylMOFhxO+IzRVNlp4ML1TecmAN6YjJ7VDcdqNSK0e/BZHGMOaiJPgdzyeJMEmjsYi4uF2P1st3qOIIzN7XxpSMVARNYThHIg/F1ghnAB0+2GhlwgjU2AQH443U5Qi6ytIcl1DBAnNJ4gw/ugyR4gAi4yjK533Qyl9SohzNoPf91UQM16BYlwVbwBIA1yIIcSEckeiIoCpeyhRNNcU9wjEgpXYAEoN/XKRL0wpZ/joGWLg2LBkc1cMdTAdsrpBTH4zDc9Ns8WyNDhs4GpbCYM8CwrKt+G7OXZa32UV1p45VWLMNljTr6Ca8j0sTqiaoGhan3Ytl+/N2m3KdYJLxIxERKaTRrqRdZnrsNYzQNil5vlt6KmrPJXE27w58mOYMfWGcGYAATsIK+Dmy/toJ1xgABSJgZIIQ1Zs4f+IEzgL0IszooiGlfMrmAbYHxvAI2m5i+bNeDZM8weIO+DGghQZ4/rtfA5ZWFXEhr2ZAORJcO5haFNjkNxpbZJmgQxmD/x8WWxFgXg3LYBegDJChUeCkE+tGWgCnBLcq14m3r6WPro/Xl09qwgINEo9UhWHJgRp3kJbupmAlCRHE3+llEw0Ql9lEbBnQfBgtFh3rO0/Xb8O7XvdTUJpUoJ3ojtX5UHUbvftniuXba0LIrJZGvyAo/UArDIREAdnaCf0hjOmZjNv7exBaSI11jDJdWDDDPkxJSdhhlMJWjRgDQM1bgPJUNAOWWGWCCFshSO0CEOCiAAchVRauHAJhSL0AELdACdW2CIKiHBF7gexUXxbXSKMiBFDuDKVWEHe/xb9SUAPCDDhgCKcjf/R2BGgCAPliDLe9yLSDUNH3kM6Dc4Y5Y/43hh0NgAvlMgEeggi2oAk+WXSncKz/JJu0qtPce4lfV1BxuPD584QLrRv3KaopS7swiO199thvDOipixG5rMuUuUnCOvvqCrH6kwvsBqMsZ01zLQ9gFzOLCWDfiGyWR6wAf1mZeuydMOnfLMbcRAAaY8DReTgkf32g1gUPwlicwgQxfY3hmFPaOtvxcgEcg1MwoMieagG8ghoO2gLWBzxZg83HtgypFhCyAgW/M2T3tgHG1A3Htg3/Yggg4A0f2gbqpUywlZEDCA/3dcXe3gyF4gAEIGRagAGLA8iLogD7QghEwAgDI0n3XAnHlTxRIU/JMxw8v80JljewQ1Cp9hP8+QARi2IAV8AdQDDbsE1JdxrPv9qVibqBShrqg8rK8nqkfNCkS9NFLs1XKlL8nRkbmayqZfU5j9UDZdb/dtbSSyUKGeqzM7PNCpPPzHh6wbqA8+rGRORcAP3VhdTgFq/PyEbIgxtqs/QErEOzHnoEZeGwsuHpDsHrB5tofyIMHz3AReAKgdp6TrezhjgIUGJx1hI0AoIADSAIQsACyDQAxOABx7dIm4AI3UIR/0AIFkAINVpEfsOA+GIIMqIMU4IIaIAIhGPfw1ALyVJe5P4AOoAIY+GMhEQAmOIA+6IIXqADI5/YkEPcgYQE/OIAhIAMveAElOAQIaAIMSAEIsAH/O4gCKbiBKagCchfPLDB3A/lgO7DcioYNQU2CLBCCI8h9LvfTiN545lm5iOy0ngbI8CosnvkaP9tKmOtERSWzsgo9Jas6SYOiFRx0AvVd0uJ+op3NGma/Sd/m2IlNE2q8CUyk96mmxgOIMFDq6SNYb2AYdmHqsWOIj93Dem/wvXGokJ2ag/UiQhGoEYq8fyJHkixp8iTKlCpXsmzp8iXMmCYPLqyYMGE9NRh31rOIcyc+hkILWQnxLwTSpEiP8lHaTCnSpklFMJhxJmiYhxkbcn2YlcGCRyBiTMQZEaKaMS20gEAhsUSLPiMKBOrX6E2YGUbWIGorFIGRDkmiKAmD/zdMo0YN8ckAoGVDDmoBKLSwAwaGmksMJ6+NsuJNxzBgH6/AyMIPX0cPBgQNyg4KWEQNlBTqt7GxHcgD2YHtM3ZhPRk11owQEiFMITUTmBxI8iDCmZ0JXXPMeVEnQ51eFQ48O33iRK4MBS5s6LHgQIvbtV8kL/Hh9u0J2auv2LBjQ6Hdxd//SHOxeLt5lF5+/GlkXkMVhecaeVx9h09CHQm1k07YHTihUAWBR9FGEHmYoUbjQXQTTxeN519BGr4HUU8aesdORQUhWJ4HMtl4I4456rgjSxL5tx9/DXpEUUQbLiSACUZBteSSR4UgFR8iOfEEO4k1wpB4Kfq4W29jQf+YoEEywsVWDOzMMAdxBRzHTj+2sfNDEYiMAEMhHZXwzxpRxNBTVvUkVBBjAPSRhQ9pVTZXED1BoUZjfVzmQT8xTnZAcRHUwwIFBxADmT4ZCSXaAn3M9kZGYTSmRRY5NKRPlzHoE0YAELTgHHS2bUSAA8QscgUUXVWEH4n9lbiifECZ6FVHEnqInYMGKWiRiBF9RGJ8H15nYrILZSuhgkS6Z5OEwAIb0U3bkgessfCBiZ9DC4r3q0EGOkukkV3lN1C3MQqlL0LC0jRQsu892x+57MhYJHwdEgvRRGnw+DDEEUu8I3w3CWwdfQL255FQ/bBzhhXNEBKVUnw04ySTJCv/acUZPVkHhZb2ZjQRA3fYgQRZfgK8Lz5jIoGCaLk2EMNVfd4Va3MPWJDXN8TMFYg+7CwWNTULyVBEH5DFhmgj/ahBUQkLODfAa6viw4ANbFkABQvMOWcBdhUxRECoYy0WHAC5+QAhbKFGgUJQeq1x2RnUSA1FP8sRB8NAB8u9s7dcVeghTjsnqC5O+vl437maa3Xteu1pFB5NAp/1n8smRsuitdO2GyLlr5Wu+kTQticdwNqWJ1/AX/57buU9schQttlx5wEJHJDgwaoaVcuhiu+Nl95+HIbHrI8Vw4hsT+AJtcPE4Ys//vibq6vovvP+91Pnb5zBgAgnSbWUSiGI/2wClen/NPlPD7W6kMVIF6u1PMAAb5BVAp7zEKnhRA1gIcaoEACANUCmEwfjykQClRshhGouESgEjDbjB0rxYFEuA2FsxnIpCqwhCVuIQEYIBKq+lEkhGoTMeMAiFrKEAVeyUYLL1ACFN5yGhBrrUABdM6zLNUQnNcEc54qHHhJ1L3IesdZ07MW992RReJPbyIYYRiSGrWg+CllRvL7kxBGd0UOf411WWichnvEkPSJ6nfCE55UyGiyPw5rHGTQgAQ2cYR6Xs4/1zhKU7sCLi8eK3b9QxzqcoEdRAqkR+TKpyU3CBD7PUpG78Lgf7MntDFiIn0lCIIJVGqV+qvwBP//E6EbSRfFPvWkACtRQkfPpZFK0mtQIenAc64yRAQ7QAi7ftwC2oEBqHBpSTxqzBi/8AxFj251pmNABO5xEC334Ji7VAEwegHAhlTQmMnMpFNwQCh8DqdnNygSqPmiBJHbQghbssAYtjIAH6nLiznZTOwoBBY2x+44ff2LJNwbIT+0J2Ia6dTksrQh7wcOW8KbzH0WSEV+n6+j6THSRgpluoFrajSMrucaHaMlFH5JRmPRDnnjoQQLvMMMFlsC6+GhESCP9qUXWmMXMyU1FlXQQT+oBPk4ytalOHWmI9nMTIhmPitlyTT9mgMqSiMAQhfjBVlHyypYNlFrXyuNBdPj/G9+RTh8yMAIxEsCDIOAhU/0shGKEss4i5CkHPbOBHZTmD80lZJdXo2cf7EAFGCjEYvU4E19Oklh8Do2IzHEEDyIkIt7ULQaNC04RcpMDnf2vHnBZgx36MJJvppaeI5ACh/pjE+7EUaFIRVYWFbmh3ylrQmYMHoGqKBTvROSkm2PPSqVjLIVG1CHZu9ZQuTOt3KWrQHsUjxkxRDoBYehD+mqe5FTHjiXgYBDvGAQadOo9hPXPjSPVl338I12q4ud8ZQlY8xzm1P3yV3zrm1coRRpJuWEJI/h430lEYAUBMKCVKQnBgmUnXY0hLKK9+Vts4+a/ZW7gCuLMVBIK4JrJ/+nEGUWAYC7H9IIBiGhAGzHVBBVAhAP0IQqqAlhDFEcFIaQgBVP48RR8HOQqXAVTxJECgj7XqvDA2A7tpFmowgmqJIBgBUL28Q2AnIJA1Mk6uUVQUAm6nfTdd3dolOm29Khc4KHUpdiBaZJHR1h70ZG+elwvUCmcn9k6NKG0ZZe5dkOvRZIIuWu2HLOY9TmdLAENf3jHOzTwBnuRZ4H0uhj10AdK61QRvGVE6Z7PEpL+krrUOlqY7cr1uwLFsNJyy4sTlLJKESDlKSOptaxZZryCxVB6BIKPWskCIQAKBAoTcIE1lSZOCCQNOrEUotQKARffoIBVDpDN3kL0BjdBIf9Qj+HBXhCRhdIYRmqYopQUwuCP07ksIew4dz+jyxB04jIiN/SrwYL9lc7OzE9hCEM/oNAyP8Lxs/F9lycTdrr6HjK2vkWX80SaFVoaNKYezeJKvWfcXT4UOLErFnvMqK5FGwtDcM7jQJGYav5grs/gvXRXGg3pSOt0c8IDk73vlcTHbeRAIQ/vmNnc6VGbuuhGb8mL1kifzImR4ttNCD9+4AQGCKAhgBBAUeiHsqn8oDacky7OW8wuzvomBhCqh2IiMilEXKYQPRnN0M4IwHogbQjCxIcE7fDau6SxINHEWqr00gFi6GlCA6TVViQSQsWH4TQd6Of0/tMqYOFmA3v/S8iFAfeGvEMG2uJBey0n7Mfpdk51oIS5RncKPPWcEV5jrPP0bHvFO4L0QmeslkyZ+OUt+fZ23QVehQcd+693TkvP2lnMpLeY8LxhCRqYuQZ0mvD7oo7JUZSpRCD+U2btXnplXerRwy9+kqAai7ljl3fwm0aBg9UJM8DODGLtYKjgz+0X8RhuqUsfCsFzLHixTj/AihgcACI4gnEIj17IiRAEgdRIzUFggAOsATPQCaxkyiO8gAEoTEXgX5OlShj8gAM8wiPMxkIIkTFREOPUl6IohGIYWbw1S0fckjoNROWNFkQEG6kEwADSSsuM0X5ojtwR1BOhVe18Vn/82ugk/1J8oY9EedJzVRqCWMhnwVTnoB90GQvpNBd+VZhGzMwYjVxESQsTBYXtKFoYZVRDaYXNXR9tdUU9OB/06ZRZBEm7cER5ZAexqBl9tJWc7ZZsPQQmjZ8gHl2ROAsaWVWhFcjEMUhDtMkTJIkT/EDLIElYIYUJzAAIWURyKJ/L8QwtZR4+qMG/0V3NIIId8CDa9UMAqAU/0QUZ6oPgIcIWDMAQ9dAxOcKK8U09CAAE8AB0nEoDjBaoaIFYFAbaKQ4i6El5JESsCEFhvJtd8cCu2Qc6jQVCaFA7CUSrDNtoDEEBDMCVjAcGoAEMLKNBWI56MEQYFcu8ZBfHRdyqDQmYFP8h6oCIoHkPmn2KDdURECofx/xgi+RhG/VHSHVRcZ0jpqmack3I5HyOOU3IoBEYTBkcPsgcpEVf7DTksBTEefCej0QN+yxXsyRM8zQSFATiIKYkqfmac4WL83CcHQKaQamLAGCBCdykFdykCeTBTWLi6MWXgJxf53zKO4WKApwAGqCBBpSBDXRAPvHTLIJIPSxHB1iTAghBE3BBDdjAGoiKEhjSZpQAYGkBFbxAE5QAE8zKC91byxQCWCRAEqzYpL0JX2nBEGRAHUyBHtQAARYeNDqNFLgJtLSKdF3NYxBNvt1BOtXEpGhBEijAFlRACUCADXhBPxlhi61ZH72Ii/n/y0S5SKHlnvpwFyKdofcAyBo51P7hBLgMoUc1TyK+YxNqnJohjIBB1ceJVML9nr+cYVRVTk2gz3g930XGA1AxURn1HqFZC0PVWXigC3YMhBeyA9GppHU6VSE2SFX9FIncIb6gj0+5BpY0gjyIR2IwXsCgi3zo4zn+hDG1VmJ9Ez7hk2f0Cn/oAxQIwAAiFl+YYhKQoBlBQQCIJV905SPg0wi8UCFI0GPkAD+AxoDaQB+IBS2SCgHcwRo8QlfSkx0k2wAURNuQUHPphAxuB24Eo2vExmyc0S4O4Brs04ESoxYoAGMBHXN+iIjQh484kenIke3gDhBOp/YcyD9aByK5/1fs5c75XBwkyY6gbZTP5QcX6gv3nFR3Uk48Uk6aSchR4RYauVTowOFFLsE8yAEHyME8UJV0tSd1fRoV/RkSNUvr2EfsVOd13qkmvcfpwJkTutelLWfpfCeGnB2G9IR31Af6pOfmnAdv5EoCHCg92WUcCAGRhdB1ZMe/YYAbHIA9/EMfJEEGwEAivEEjWMiLzQBlbugQRIEUJEqTQQY/4EPUTIodDMFqhKI+xModOKUdPEJZHgE+uNOljFA/iecC1UOrHMjVbMpoZQS9AQ0D+QkG8CU9PcIQKMA3AqWPwBf0IGTDHQhJltSXmFHiNdEZTSSm7WioudtydufY2Vy3dP/R9jnUlYpdhgBVuGZh+owcUGnOmdXOwc2Hj2jOdq2OQ1hkpHHAGaABGVxAGHjADiSPHKTB7E1UUmnRxZpVr4WhGpKOfuEpyJJP8DWPihxUnpULFdWOPrwBnUJEzIRBpzBcaq5ne5yPb6kBfgICqSAORFzFddUDCDXRED1EYniMRLxKlUiEQFTEXQQtn2xEy9hGGPBDT9hFfthGsPpDRnzNVaiBTjhgYhhMeWTQ0HqPTtgngzQOqWjtQRiMO5GKA36NOgJCUHTN+lBLVAmnvZ6FUMGpXjkTfxBUGZ6RDJ1Pl1qVfL1RJJ2OaVqan5Zcdv2HUOFXHNHXlYYOQNVWR+T/3P5NX895D8eEkZgmrAqYwTtIAASwQiGgwRqggRp4ALlCkrmIlEaO2ZoCyJG+B/iFLO9KDNjZbheKXlBiE+ux207cJrRgj7hoxFFxUfFQVMHCoEO1zrGSTndJCzoCCJYwXby8zm3GVyI1VO1w1InYYXch59/K2W5IV8odFLeokXuhLMYS5eqFocldDOcYT2Zm5izRK/5SEYCJJ0b01O28ael1L50lmcWiUVBiiLIYyGn+1k89xEBJSyW9B8JqAAcQ5yCoAAdUgE1JgB5AQsRyAAfIA+8tYRFq5yExb5LOoarVw8f2Lg3zSOlwHP9gV+sJsNI</text:p>
      <text:p text:style-name="Standard">VsOAO8BQa4reabJJq/9dDbO4koVooGZ8/CmVJ6YwEF1/3qggY2tmCfGT2bGt8hAdyGp+ampEX5ygdzQuOShiZ+UeWflGBoLGWNgjncoXjVHH/wqQbteSqwc5qPm7C8UeiCWF6KiRCuke/5DDJZQy4epef2KZ2usvoagAJgAKkDQIbcAAbmBd6kUAYaEACENI8BCoxgcmdhStw/i2H7IxB7G4Np/KNOFSfopmLeRQtcdT5fB3tQWQoec8o4ajQtdFxTZJI2hbmcBfB3AtE+kt3KRoZyQ2ApJ68BoW7cM9A/Zy/Ng9KFbM8ju+6dE9MCZ32AHDrNJ0VLSQxWx8CR5c5s8h3eo8695n6sg/l+v8wEhXPEsGOWUExmJXkRwEvUvkvbVavAPsHiTQyCXDwJBNnwoLw6epBGiASa9IXnqHsdwYxGWUXdaqyRd+I7MaUXpXFPoLRpZ2eBDMUiS3zmnJL+pwtWg3IkGThLH9ZDoeuQ2qxvmzaSPexWUXk+gwvGtlH6tkuxp1r94bhaWZxCK3wN/cWHy0ubbqI7VyIUBKuvGrkl031fGmvn+LZVrzePvLrpc1RR9Uvvzaz7PDpnwHnlqp0pqljUMRxErlRBpNADUTyJKMB9FGyeb1Dem0Hkt5ebkLk7OivfQHiRQ82TBCLMhdxdVCc7bSG+Pbe/d4ydRRUOr+eMgePvl7Qm0L/Cyc+rsK4Iagx5PymXD63oX8siPWZtSQda3ihj3OJ0UHApP6WtUNdFfEZLErpNGiadB0q4rtyp293ER/17T8qFEwBig8Hj4jIZOb4xO2EzhO1Yerp798OoTL3cLUAV21dRCOL6R8UdF0bNEbecCkLhG5eS99Sdvg6xAwTNnujRCEO2ocUVgrDt8Ba6krxVkxRWkcPNZ7Z5hdy9K61sFDiB30wcRiRqyON9HaKHGmH8fKxcuTVB4PoTDtuIUefN1RfRHFv9BF3IkeH9QBzNMc44GdTZBEbzx4Gtneh9zAjDIqv9pFWschZ0vb10TMjJ5JqjriUR02zTiT1pn9LFOs1/zIHQPJ5TTIb1HWSX6QcRKe2kWHTNfVedy+BrJGdtjeWj4TokbSLqeEac8+EnTPKgYiKtNlv3rbFeBTPYN9EUc8d8qbywk7Fre9HITPj8m1DtaETwpQ6p62cNTULN1S/KIvhOoQ8YtP+XQzFCZp5A3XJ+jmCwNmM/0ocsWSAyzSF3yYyC7dVi8gtF/O2GgRudZxJ69ZHeSIj9nBA9gtjX24Gc7d3X+QGxyGYKCQ+ZqRmaueOHyFKZrmvi3dhQVHKjhEpkUsSLotkK1R6sDAVuccfxnOlX1DIKV+P76mPPORRCZUSHmS+fLGZVwT2YJRrozMf/TSDP0g75m8ya7PuEf8fmBjXk4u4Z9recvaxqWMRi8SXjDzkbeUtNec3Gf+IfBtX6DjkfBHpTuF7vSNcGCLch4RLSBbiVb8heAs0eA80rS9ST/1g8YAav86OeAILQ1y5r7c3hMvOmFXPh4zZBU8RSfeeRhmVr3B1LfXhnfveBB+cEZ9hh+sw68FjwWKv/mYXoi2XQcVNZ0MRtOSuwZZIKXeIoe22C3+UxVxwf3CkEGomnmNxWcGpUcuXVEOnnIJ2vNPrDyKVvALX9CrklbbPnacc7HwhPCN7tfStRiBsAthAAsxc3u89pK1BGawBrYNuv9R3VaELyh7+HBLJepd8e3tIWZjPbLmrZQ8fiFD/+paikb1Zb75stkYN721HknoSVEMOF3Sn2aZhPTN3XEfP6dk53flckUprvXIZPHuM98v5HqCFZLkKHahJsGgKi7DLpLC4mOkTS1uP8YVUUkulD0zZLJMpKrgAO91vdY6TtHZAixdznNob/OqoPdaP7nnNXCTfNflDXzyoGQODyOcp6nEauoChsuOzt/L1L817UVWzciyvsT6mrVkBRBgoYfCxw1fPYL03+BYafKOQ4UF29QSGYRcGosJ69aAgtIgQ5MSL7NSMBNnxo8mOBzuy6zjw4kqDE1taLFlxYMGZFAd2hNjQYkGKIhEWLPixY8OiExc+PLqzaT2jKjGS3BlT/yBIjz+ncqyn72vGgRAtBr3KsN7NsBPLwjSrcabQphIrWt1KVGRJiRFH6h1JV6xGr0JNXtRZti87sA9bagQbM+TUoAsRpyzo16xFdo2Q1luC5l1o0aNJl9awRDHEmXVLcsRZlWLYpBEbzixZUt4/3bt59/b9G3hw4cOJFzd+HHly33KfSh1ZuWdKrldvWr1tFa1SqBIRttaeMaHIrDQHT3zq9/p1wpcvqsb89fnQpdAxaicMMmrjrD5ptg27WKOOwMrqJ9k2+uuvk/wbazulFprOKPzQkq6muMh76KEBd2qsJ6/2WxC6jWbDCz3r7MJKvAqZszCosKICq0OmprrPq/+bZFLNJpO+6+8lxDxaDYo0lhhSjh0s0mcJDUpbksnTRDrooYlCEowtl8bTSCgPTwQpDeW8/BLMMMUckzh8zDzTTH3QhAJNM6VqE02p1IDzIHzYpPPMOc+EQk86+8RHjTvR1HNOgvi0k843z1T0T0TblEpQMwVtFE8zCbW0TYIGhZTSRducU1E8IaVTTVHPLLXSTO2k9M5L85QTz0kxdVPPO0NNVdM8B61T0FtTBRTNXCWt9M1GQdUTVUYj/RXYZn2l04NDbBhEAjTOiMegeJRkklvRNIhH11NnlXTOXo1l09gz2cktn3jIfBfeeOWdl9567b0X33z13Zfffv0lUw7/FRgRbY0UlshHjm275VYDOXbbwYMd5JlYHoktnodieTyY2OKKj5uny39FHpnkkk0+GeWUVV6ZZeXkYGNg0cxgYwkOFF54yYZ3o3iJijf+WWN50uDYg3mAnke5eNxtmemS5cH46agxhjrqjKWuuuqpM8YYEIqp/vrqibUWm2ytx4ba7Kup9prtrLE+e+Kuy3a7bbLtVhvvudHemu20x3477L7zdjvtuvn2W/C1/0Zcb8PBBrzxw8NWvO29F6e78Mgb33vuuwPP+3K24xmADNL++MCXm3Em7TTHQZ9ccsQx/geSf9LIp+ncdd+d9959/x14k0m4YY3SEEFk9SZJ2G1o/6wrfl7ioKF/fongrb8e++y135773dOQg4sEkk9eZ90wHhpiiIP+2WKgN564+/jln5/++u2fPx5JBDFjfJwbhth2FHvf9HaAsfddrHn3U+ACGdhABz4wXvHwgAb+0D8m6aZha+tZ+4y2Pg4OEIAQFOEISVhCE3IvHgEgggWX9I9BsEEOQ+tZxooGvXlEr4YSG1oNT9hDH/4QiEHcVz504AUWkuYfjFCBHKh2MYm5T2Pto1j7hFhFK14Ri1nUzfe48IUjjuYLXCjS82q4sY51rINC6+D7tNhGN74RjvQTkgr498V3eEEH8QjaDSO2Po2tsWM2DGEcCVlIQx5SZZJ4Q/8Z7PiOMrwhDVKcYsVu+LyJ/WyNFEPkJjnZSU/KKx4Y6MIXE1CBIoEwYlDcWBoqeUahCe2TsZTlLGnZG1Z08Ygn8IAen7ZDsbnSgH88miZrWUxjHvONHljCBSRgQTIcQo8gm6I0MblKAvosfR5A5ja52c0exmMJevBi8vAoiX9kjJUgbKUA/fi1HXgTnvGUp/3iIYcUdABng/hAIpYQsj5y7JVQZKUTU6k+bc4ToQlV6O++tw8NNHNJg/DCFJawtN0UzZdPOyPUgGY1iy0UpCEVacriwYEz6OEDXkhAAtZAhgscYgkx/M00fQk09GEzlR0c6U552lN9fY8DQRUqB9JeEDLgpHOSBYzeH+3WMZ8+FapR/RdAaxq0gRbUfVLV6la5Gi/pUTKQVrNhV8laVrMaR2IzdF82DarTs74Vrm9NKiXZptTcxBWvee2qMK1KzaDpFbCBjSpAM/ZRwRYnIAAh+QQFBAABACwAAAAAAQABAIAAAAAAAAACAkwBACH5BAUDAP8ALCwA+ABxAvABh3CC7HCO7Ix27GKOuGKOzHCCzHCOuHCOzHCCuH5q7H527Ixq7GKI7GKCxIaIxIaI7IZwxDI8RDY8RDI8UCwaDCQaKCwaKGpw2CQaDDQ2RBggHEL86IxMQHBqYHBwYHhO2EL8+Iw+QCYiID4sOGpuYFhYIDosOH5GQCBOSGRaRJJSqFhYFEL08HhscJJOqEY+SB4iIDQ8MHhsYDwsKGpwcFhQHIZGFDj48I5QqDQsMGpGLFBUHD7q8JBQnG7KQHh2YE4USCImIFRUCD7y0G5qcJBIpC4qIGZmaFRGFCzy4FpWOIhMpCosIGJoaEZOFDbW4FZYOIxMjC4uyE5EfGRoXE40FHJ2cDbkoFhYLIw+mFpWSFBYXG54cBLkwFhSNH5GmFZYSCYiMGp4cCSuwFBWNIZGbFhSSCIkMG54YCTKQEZWNGpGhFBWSHhycGhaYFBSYHhonGBYWCouMAogLEZWVE5ASEpASEhKYCI4LCgoDMqAgGxafHh0HHiIdHp4cHRaVHJkcHJscBoYHE5UfHgcwERAXE4yXCIiSIhoYDQ0KGJeWCQsKG7KwHgcQDw8KExAXCwkKDw0MCoKLDg0EDw6TEZGNDguTB4gFDYyODI2OGBaaExGTBocCEI+SC4qMExMRBocMDo+OGxuSC54gFRGNFZGVERGUEpOUGJmfERMTGJ0cBoqHDgeLFhUXF5mZCAgdFhaVHJygGRiXGpqdE5KVD4+NDY6TEpKTGZiZD46NEJCRG5ubF5eVC4uLDIyPEJCTCIiJGJibG5udFZaZCYmNGZqbD4+PDY+TFpaTHJ6dDY+VFpaZFJSVGZqZEZCRC4uJE5KTE5OVCYmLHZ2bF5eXDY2VCYmJE5OTHJydG5ydFpaPD46PB4eJCoqNDo6NFZaXEJGRCIiHFpaXDY2NHZ2dHJybDI2VDY2TCYmHDIyNFpaRHZ6bDo6PB4eHDY6VDY2PE5SVHJ6bEZGRDI2THZ6dCoqLFpaNC4uNEZCTC4uHGZibG5ybGJiZEpKVGpqbAAAAAj/AP8JHEiwoMGDCBMqXMiwocOHECNKnEixosWLGDNq3Mixo8ePIEN+bCeIG4x2/9oB4wYRWMp2KEmKnEmzps2bOHPq3Mmzp8+fGWGmJIjSIUyhL4EqXcq0qdOnUKNKnaqQW8wcpsZZfdiuQgxd9YQWpUq2rNmzaNOqXXtRaDpx+6iNG8uwXSh+u5jVS8q2r9+/gAMLHnyRDRFs1N794waM7sB2LP9544fN3y1rWwlr3sy5s+fPO6Xd8odN1lzHjwWy4yeMBD5rMVGDnk27tu3bnK/typZYtkBukyvLEyG0JO7jyJMrX/4Tcr3RgeT6Xo1tlzzMi1GGY869u/fv4Ou2/7N2i0Y5TZlSNhbKTlY2EqaspYwcvr79+/hBi/03upz0o/+M40og/jizHn35JajgggxOJRNM5O0iTG//aPCOIoEUo8t6SDXo4YcghiiSSzAJIlB/cgkyjiLZ+DMcTMCUBIOINNZo441ccUMeadRco0lluviG45BEFvnhViiNhg02+5DQyXZ8GSnllFSCV9x48vhTDiAoECVklWCGKaZmLlUwI0vspIJJBZf8Y2JmY8Yp55x01mnnnXjmqeeefPbp55+ABirooIQWauihiCaq6KKMNuroo5BGKumklFZq6aWYZqrpppx26umnoIYq6qiklmrqqaimquqqrLbq6quwxv8q66y01mrrrbjmquuuvPbq66/ABivssMQWa+yxyCar7LLMNuvss9BGK+201FZr7bXYZqvtttwK244GAKo040PbQRaTid2mm99+A6HbkLlFdajuvOFBllIO8owDQwUPWTUOWN/+AyW9BHfnlji8zcXVanntdZI18rkkjXwFV4ycYYiNs1g4CD5WFHW7XCYvMNaQ7JLFKNcWxiekuTKXBghF1t57zsA2XxAnS5PyzrfpFt07/MYcXIFBbCVIO2eI8I80TNRTjzQn8yw1YTA9R8Mu1GQyHWXWYWfvwJDIUQ/FU5c9GIS3EOFfOuqdhCY/5bgon70GNT222XgDJhRLLGf/fJSJ77gHCDgcIuT03XknvlbAMIm2G4XtjINXM7oEAROcBS3iCeKKd26WSycVtYmWKY6jSdzyNGbV5Qcx4QkTOnsuO1pHL6Jkj67EjULQDB1O9uzAS7WfktgE0swLQct7kDS9cB78807ZW5I1WcatC0GYt+7079B3D9SMJw3Fzi3phIOSicob5Lv37BO2fvvw/6U57PHXz1bYztuvP1nzx77//1PBH/cASECm2G2ABUygTw6owAYChXn5c6AEb/K+CVrQJgK8oAZp0r8NehAkGfygCDfSwRGa8CIhPKEKJeI0+q3whQ/RXARhSEODhM2FNcyhQWSIQB3W8Ib+86EP/3koxCICsYhCJCISdXjEJeZQiU6kYQqj+MISUvGFU7ziCa2oxRO6boZd9GATw2hCKJJRhGM84wfNqMYNprGNGmQjHC34xjlOsIJ2tCAX8yjBemyuh3wsIAMDOcEsEjKBeDxkAgepSAUmspEA/CIgIVk/Q1JSf3u8pP4eqcn6cbKT8KtH8yYJyu61MIiljJ81RpnKTW6vlfZjJCzb50cwzjJ4p7wl/OSoy+DVsZfAkyUwgwdBVA5zdp88puKSqcy8CbOZneMlNPP2y2niTZrWLJsfcZjNxDGzmzv7JjhRlslxSs2S5txZOdOZMnSy02LrfGfF3ClPgsWznvSiJz7Vdf/PfaarlqT0J7eeKVBeHc1c6vmSQfjFuoAJhKAF1ZW96KJQooROIDIZCDYjequ9pSNf2VMITP4VFpaM6x/65Cit7JUOWARCEzGo6GMYppco9VOlt2KGeTShMZXIBinUscwi5CVJnAaLPOZxBSbSh1HVuIcE10HfWKppVF1dgwjR0UpCYDCzAolgK9xw10arWitw1eMTV5MOQiLhijbQYBNFS0oQBiJOss7qaNLoGzXYphKrvA0bR7hOdg6SS7vyihsM5Q+PTiMUAREodazTni0NOyuxCOI5j3tHTC4E2A3By3CvpKyuSISU0flnHCrSxD5cZDmf0q0g2zSmaHP1rR3/IeYU1KhMJdy1kLrOFlZC4RfxsEG5kzGVIFT9bWVZAqHqcclLvQ2tcnNF2sX8I02JYJObBquQesiBm9OVFkTD2yyAkpdayT1vssaq3mOlt73GYi98ieXb+QbLdeC173r/qN9mpbS/wLopgH813gEH678G5lV9E5yr2DL4WPJ9cK7eK+FcRbjCtsKvbDHMKwRzmFYC/jCtPCziWIW4xLEiMYpddeIVu0rFLl5VYWNsYf7SOFdFvTGuKKzjVV24x6jiMZBR9eMhl2rBRiaVg5MsqyIzOVRCfrKonCxlT0W5yp+iMpY3deUtc0rLXsZUl8OcKTCTuVJjPrOlzKxmSaW5/82TYjOcH/XmOUNKznZmVJ3z3Cg88zlRe/6zovwsaENpuNCfgjGiGdXiRTcKyY5eFKQjbagwuMQaooSENeZKaUqRTCAB7fSjTFYyUVNqYv+49IZNzepWu/rVsI61rGdN61rb+ta4zrWud83rXvv618AOtrCHTexiG/vYyE62spfN7GY7+9nQjra0p03talv72tjOtra3ze1ue/vb4A63uMdN7nKb+9zoTre6183udrv73fCOt7znTe962/ve+M63vvfN7377uygaQNdxD3KUxqQk4P4mS1EEkQhTYCIiAWfH9WSa8Ka8BWsae0gF7tKwKFU8Ks4pRVIV45AYnM4fqf8gDsU/DpQgnAKrchFYx7AnOXL4YxOhZnlTIIHW88SAt9hrx2pQp/O0wGQR0NjFPmCakKBeJ6RFl4pVIoQNRWS8II4lAc4BFHW0SEM3iNFahY5mumn443pdZ8t4lMQPhf2DreU4gmfTvpbI9KftkRvQ2aNG97Ss5zn+WPo1cuui6vadLeQhghX2oduZH14tKOnb3h8vGBGMbxwGp7xf4AUgoGv+86APvehHT/rSm/70qE+96lfP+ta7/vWwj73sZ0/72tv+9rjPve53z/ve+/73wA++8IdP/OIb//jIT77yl8/85jv/+dCPvvSnT/3qW//62M++9rfP/e57//vgD7//+MdP/vKb//zoT7/618/+9rv//fCPv/wrHi90QR0hBT/Xynkfr17kKyJH8w7OYF3Qd3E81RI0tRcDN3xWUQ+6sQ9t9xCBgw3wARuOl3yOIwxKlWpCwg2SUxk4R33PQQKBgHf4t3Fw4yLVBxOQEA27sAsHiBAxQBlyc3/Mxw0aECHl4DIHYTpx8wmYsYDN93W7kFXnM1L8YAVnx33jkQqH4TJFITlxZyD7t3x25w8lGAkw4IOTx31m0g5MMBpLdwq5U3get31IVQ7lQCC6MDDghxKjUxng4IbiFwTbcAuYV4XTtzpHERPz94eAGIiCOIiEWIiGeIiImIiKuIiM2IiO//iIkBiJkjiJlFiJlniJmJiJmriJnNiJnviJoBiKojiKpFiKpniKqJiKqriKrNiKrviKsBiLsjiLtFiLtniLuJiLuriLvNiLvviLwBiMwjiMxFiMxniMyBhmACdwK5d/KXE0VigQDOdwANgOAkiAz3dxMUcuCXiGxxdySRUJEigLlZFyr9V8i/AJRCAMTKcSCWGNNBiC0ycaJOA3MbNx5AhVK9gODighikByBzGDlWEKX6WHwoc2u4ANG2gQ73ByWxc+1vd1aqNWBzUOsqCEaKd9TXgYMBUZktMac6eRJ0IDWbiFhKcLvKN93GASPHc1moBbwuESCOd9QbAJ5lEOQB1Ch94XeaThD5XAd+IHDMaAhytBfkcRcPYCMwsREAAh+QQFAwD/ACwsAPgAcQI9AodGRkSoqK7e3uQkJi3Pz9QaHiMZGSzw8vTCwsRaXmxub3yanqSFho4uMjzZ2dxKSk2NjpSPkpzj4+YSEiF3eYS+vsSCgoz29vQSFiSYmqTr6+yurrQuLjzS1tQWGCHKysxsb3RlZmxqanT6+vyWlpy1tbxeXlxUVmQ2NjWusrQ9PkkaGiR+gIyioqwaGhzGxsxSUlQ2OkjW1tS6usR+foQmKjQaHixGRkwiJiQeHiweIiTu5PQKFAxSakgcIkioisTa0PQ+OjhOOHxQSFDIqMRGSmQaHAiEkJj06Mw8amBUSmT66OyyuJjm8KDEyLRgYIBidmSoquiGWnBWUDzS6OyMdIwKIhw8PChGhmBoiqAKNCxuemTa6MwgIHTKoCx4cIRYSlBGeByKgGROFkhGeJwuKjBQUkxiYGjK4ECKjIAueNiOgIhYWlCw8MA8MjBucFwsJCj69OgmIiD2/PigqJQyNjgQGDAQEDAqHEggTki0nLi0oHAuLsjm0JimmLiKkKAeIBTu6OBkYFiQiJA6PjhGOFy2uLC0opQ4MkxGMkCAdIRueoxScHAiOBDIuLA0LjgKFEjaxszOuMwcODxMSjxGPjg0PDCEiKDc6ORIVjx6jpD00NhYVExiWGDk7OR4buR6dmRUOEyKgKA4MhAGFChidoxCPEh4bihIPkimpsQ4HCz++vhOUljIsJh6gqCeuKwKBhwsLCBuWoBSTlAaKhyEdLSEgIAYeFii0NRaVFhOUIBKyoBiaFj6/Ojg6Pg4KDwqCiyEiLh4WqzqoKzk5NxQWFRORBhodrRGVly2yMQoKAzIsPDU1rx4JIDIkMTKQIC+0PDa+OC+2MT0+NCw0JRWUljCuNiOiKCKhpBuimRwYGA0MigoGhx8dJhqTnA6Ojw6OjT+/vQmJiRaWlwqLiwuLiw+PjxWWlweHhweHiQqKjQeIiwqLjQeIjQuLjSKioxWVlSKipQiIiT+/vxWVlwiIhwmJhwyMjQyMjxCQkxOTlROTkw+PjQqKixCQkQAAAAI/wD/CRxIsKDBgwgTKlzIsKHDhxAjSpxIsaLFixgzatzIsaPHjyBDikQ3UAdEdAXQqVSpg5vIlzBjypxJs6bNmzhz6typcWW6lQUeriQpkCjPo0iTKl3KtKnTp1AVukDX71s5lUJdPLIEJyjWqGDDih1LtqzZsxv7UaK3r9</text:p>
      <text:p text:style-name="Standard">zJe/vG+RNnFK3du3jz6t3LlyLJAf7gjdPnDp2LnwvhjoNhjm46l30jS55MubLlmujkqIDHZt+jf1MRokvXgNI4eObk/at7ubXr17BjRyaKUpw5euP2NfhqEN02fadTk0wnu7jx48iT55RHG528SvR6DNmWsME+E/C+MU+nYypr5eDDi/8fT97gT3Q4VOTKRVjleZXlhrChZ271v3rl8+vfzx82cTnmnNOZO6AR5c4+CWTHnH39NejggxCKRZQ8t+W2zXkHjsPJN6t5FeGHIIYoIkw+EWdbLgm05cKBCXBiCXOQ8TbijDTWaONCzKFjm2D7mLMPGzCgsFo6Qd1o5JFI1kgchYKNc5obJq32XZJUVmmleCQVwOQ41Vgy5JVghimmbKO5wI0OzqFgTgMxTjnmm3DGKeecdNZp55145qnnnnz26eefgAYq6KCEFmrooYgmquiijDbq6KOQRirppJRWaumlmGaq6aacdurpp6CGKuqopJZq6qmopqrqqqy26uqrsMb/KuustNZq66245qrrrrz26uuvwAYr7LDEFmvsscgmq+yyzDbr7LPQRivttNRWa+212GarLbDECRSlQ4YNNRp+25bboE9ACTWaUW6a6y6WVFkl40IqufONOC6slu+7/JbXDwDjPOCWUIoBQJdA4ogjT8IJ9+swmf+IE1hu94TbrkBwnVMNIXKkJM/COMgRsTj/iPzwya05F+A4QzRQoGikmYaaakSRLPLHcgyA8s6TNbejdBe66RtwM5NU8wDi9LMNgTw33Zc83aokjym55DbwQdZhp91o3KT03z/k3FMOyU6XzVc6P9mG2z6FrbtufPPVR9K3AuHwTz9iw2H23nuR/4SDOYI9QGBo/7CooNEGqYZ3OTXw7fhd3e7YCTLbeJfhhvoySJBqZWwz9uOgk3XeYxED3skD2xRQTlyHRzmvyOQ0UI7eodc+FproAR6wKXEFKWW7divtTuO2Fx+WibclwMZpKJA77+b/lNFALLQbb71TJLnAJBvZfbmQyMITf/34SI1WwJlpqnBhURf/o1rYs5Mv/17giy3+/PifZXfnn+fvf1ngk10//kdAsezPczoroAKforPYxW+BEFyK4jx3vwhaUCeqKYfsqnfBDt6EZPyroAdHGJMA9o+EKIQJ5zzHwRS60CPvuwc5RPjCGmKEZItroQ13WJEM2o+HQLTIBP9PGMQiPuR9jyDHAI3IxIbgUGwJbKIUEVK/csRiilhMHNigmMUuCmSF7tChF5mIQ9nRcIxFHCLZ0ChF2D2CcWycouLEtsY4GjF4YruiHZm4QnZEcY9BjOEDARlEkUkPjoQMIsliwcJEBvIf6jCjI4GoxknyMIPuKMcSLVnDOZbjj5xM4QHdocdQutCToDTlCEWmQSuq8pR3Q+ArRRm9Dc4SheCj4C1JKMg67tKCnLPlLzsIQl0O84Ke9OUxFcjKcmhymcC8Gx2hGUEfIpKazJTmILFJQCTOkJsKHKIYwSm/Bv6QnP8LZixKiU78BW9pqWzn+Ko4TnkaD4nXtCf5hnj/Rn3abn/C9Oc8wWZMgV5PZ4tTpkFrJ8h4LhR0AI3FJh9quwmGkaL3jN45MVo7Vk6PnRx9nN3IAc+QdrSW2zQp3/ipUtBlMKAt3RsOCxpTsyWzpnwzJExx2jRW0pSnPCsjEYG6M3ES1WnBzOdRTyayWORtqTzDo1Kh2i+drpOqKLObUz+J1ZN5sp5d1ZYhl9bPsGYLdh81q7DYdRLv+AQ/73SHQ9V6K3G5R12IKcoXUQpWutZKJVW5SvsIUq975Qsl7ovlVP2aq37cgA1DYMdb4mIwo8DuqYzdFUkkxqN7pGQ0idmHxgiBL9LZTR1kzWyvnKOC5bXsZQcZzeroMbN//3SrZP/QIPVUmyufAS4BlKiY0O5BNOFozqJl5a2r5BEjF+zIBGxLyIGwI5zHfDax8FOocmnVNR1txmrvcc/qgmMfukVMm33dbqw2qzvUwXa8h9PcQPqYXPXCqma6081KMtQ9rHxHqum1L6vQ5T71APcRqmPd1mhzW4FUsb4CfhXUdJRfHy1GSHdFSC8jzCv2wkN5uYCHJSCT14Ooc6IcvhVxtKe77pU4IXGda4pfpRLtqUQc9zCHO1QjJRyhFKQzZtb7ZBnkZ9GzyM/i3EaRvCypapfJxfIkiqF8LJ+yI8BU9tWDs6wsJ3M5WTpN6ZeHpRpGLnbMwBKZOqaJ5ihv8f/Mbe4VgONMrLF+k87C+iqe8/xmCO+ZVisc6p93FbydDlpXgfbzoWF1WUEv+lZJxfKjXTVTOE9aVje9dK4w+UxN48qTivZ0qnwqZlHHqtCWNjWrAv1kVbPKhJJ2dal0FkJZz6rRrbY1qsIca12HiqW+fpXdWtnrYHsql6k29qjUWWxlb6qYw3P2q9+ca2mDypNAtjapkipjbX/qnaX2dqjceGdxl0qd2Tb3t/+x1WarW1KgfjepoF1teV9KcbJLt701lcGl1XvflBppJrsN8Eop2ZUF9xQIZUfwhEuqqZ6bssMvpWYuTnxTgnT3xQ8V741nKoNv/LfHF0Wy2El05Jj/sqjIUY4oqUqc5Y5CmhzYsQ11wLxSJNPZxxZ2c3iHTDUNW3nPAZUweSBNHA0futKXzvSmO/3pUI+61KdO9apb/epYz7rWt871rnv962APu9jHTvaym/3saE+72tfO9ra7/e1wj7vc5073utv97njPu973zve++/3vgA+84AdP+MIb/vCIT7ziF8/4xjv+8ZCPvOQnT/nKW/7ymM+85jc/csMMabAI+YkOVCMP83KeKUSpR2DlSy/SgAMORgP96XnSjwfAI7pC2UZc5jJ7sIBWHK2lh8AeQlzqCiQlvQfLiVJUMcIVBHf3gEGCUpP8segoD6cQvlumVK8fVQMcPK6+/1jMtBm2MM08iskFIXIk/rC45znnyIVuDjLecZgDB/kiV/sN2Frg3gM0RQFf2rF/aCEOQcAjVzEV41UNHCJ7BKgUngc42pdbs4AdpPViD+h+CNNaueEPcVEMKLACepWBZ7ElucAG1QAlJJgXwLc8IpZ0KwgVzpFj5xeDdmE0ZyIQGGiDPNiDPviDQBiEQjiERFiERniESJiESriETNiETviEUBiFUjiFVFiFVniFWJiFWriFXNiFXviFYBiGYjiGZFiGZniGaJiGariGbNiGbviGcBiHcjiHdFiHdniHeJiHeriHfNiHfviHgBiIgjiIhFiIhniIiJiIiriIjNiIjv/4iD3neSvhF+PiPg02hkShA6vngKNhL7FAHM9Dhmphfm9hBrnAe2n4e+rBBoJDfNcBDyrAPmuoNhSDElMCfWbQCWygAvrHhtfnDdLhFvtSEPDxgSgQfm7oAnBgDtUwgQeRDopBH+znhjUmD3ngDZ3xfwaxOrrIi4gjh/WQB7qoDy6zL+lQDsBRDN/Qi3QoB9/AGS0TLgLIenJYAPlyG/BACQQyXdlBFw6Ihvh1Dh3IOhWjg3togkDyDZe4hy14Gt9gens4gzomiDjoOv8IiRiZkRq5kRzZkR75kSAZkiI5kiRZkiZ5kiiZkiq5kizZki75kjAZkzI5kzRZkzZ5kzj/mZM6uZM82ZM++ZNAGZRCOZREWZRGeZRImZRKuZRM2ZRO+ZRQGZVSOZVUWZVWeZVYmZVauZVc2ZVe+ZVgGZbcJIk76BCiR3oQCYbdoolWQY8JMRoN8Hqxp4aj2BYnoXtyIXRZiBjAd4Kt6BDFhxrHd5FaSIv7UDHIZxDQJ321RY3icI3BCIC9gQ6X8yJxqIzM6IzoxzpBMADO54uGYY3YqA/UsY370I0LAhlxGI7jWI4B+IHriIfuCI8JiA4L2IB3aI//gI8P4DK/YYH+eIc1w4H7UAkPcGFEsZB1uCXncA7woIJ/qDbc85CBmA7ygAJB8BmBaDTcURTKKZbgGZ7i/zme5Fme5nme6Jme6rme7Nme7vme8Bmf8jmf9FmfHyIPHoABHoCMfjgA+BABEhAB+MCffJgOICAB86ABCkCge5gDFnAB87AKDLAOgZgDDACh8xABA/ByeGih8/Ch8ZAD5GBzfrgO8fCh8xCiSkQOfuihHzqh5FAGLNqHJoqi8bAO/TCiJcoANiqiMloGfZgDJwqi6yAOK+ABK6CXauiiKeoBiMAAJbAIZYADA3Ck+2mHNfqiGEABBxAOEgACK+AODEAADMABSiqGTBoPdgABH3oBFjABIiAA8yABIrAOOOABE+ABMBiGWZqiBsCm8zACb8oAIxCoDLAC7BAPDhABDf9wpluYpjYQAR86AjSAATwKohggAgj6pd95hn3KAAYgqYH6pkOaohNwoYaaA28IqaI6AiyAAaUaD5bao2/Yp/EQqpNqC6eKogxgB7GKozWYhutwqfPAAJH6oXNgAXcAqKYaqyKao2zYpxFwrBEaDzbArBCAq0Sao0C6hsOKogQQAA6Aoh0QAB2Aoh+QAR/Aq+sgoxw6hkKKogMhr/+AovMwr9sao6LYDyjWp/h6r/VKrwGboiKqDjMahvKwAgNgAwo7EP4qEPRqr/96o/3QaWA4ACqQCnPKAPiQDgPEpP8KsQLboyuKpjQwB+h6AjYgDw87sCErsikKrO+KhTpAAxj/+qEaYAED4AGlKhETmqMze4UDkAcbYK/zcAEtEAM9GxE3+qNjyA0n8AJGOw8fsK4fKhEq2g+SJYb9kA4hMK5TK7APEQ864ExXE4ZoQwEa8K9i6xDxoLBy4KhQmA4DAAEXwLYACxFvW3RlKA6kEQB5K7EQMQIMUABIJ7dQKA4F8AAVUBBXCxEHQAFJ2jB9m7BfexEOEALpIA45c4Z+mwM0sLYVgQD6sLk4gLhR6LfssAB5KxEZMAAL07lo6Lc3MAMUkbmbmzOoK4VQc7kRMQ+vyw0DcLq7m7rpkAMUIAERUQIqUADEy3NqSBcFoAAC8BAV8ACGKw7EW7xS6LcrAANSl7sQIxAAMeACcZsz6NuGCrMCHMAAomsQI4AACZAOSUqlDGM3bpgwOuABHKAALYAADkAABBClKuAB2sMwchAyA2Ay6rswfpufEzABGDABPGAmz3u4RxeHnIs09iAOHRy3cCAPVKq7nMu5+KvBp5vACpMwKay9G3y6SEOH2rvAR6e7MlfD3NuFCIzDIzzDe4g0CqzAfMsrAQEAIfkEBQQA/wAsLAD4AHECOAKH2dncLjI8jY6U4+PmEhIhj5Kcvr7EqKiuEhYkd3mE9vb0SkpUgoKMmJqk6+vsrq60Li480tbUysrMWl5sbG90GhoslpactbW8PT5J8PL0z8/UUVFcwsLEGh4iSk5Ump6k3t7krrK0bm98foCMNjpIoqKsxsbMGhocVlpkGhokZmZshoaP1tbUJiYufn6EurrEamp0IiYuFhYcgoaMJio0Gh4sFhkkIiYkHiIkHh4sFhYsMjY8oqqstJy4Qj5IzrjMyLiwpqbECjQs2NDYYGJwEBgwChRIbnpkSEg8ipCghIi4ZmJYLi7IxMi0+vzoCiIcgHSE4Oj4RkpIbnqMhIigfHSYenZkhICARoZgICB0LiowjoCI2ujMyLDwODQQ5tCYJiIwRngcioBk+ujsPDwobFB0vtDwHCJIotDUykCAvtjEIE5IsPDAwMzQoKiUCgYcTkB8LCQo5OTc+vTo7vzw+v74OC5MThJIeHCE4tbA7uT0bnBctKKUIjgQKhxI2tD0Oj44HDg8TkgURjg8ChQMmqbEEBAw2vjg7ujgtriwSsqAUnBweoKgUmpIQkA8RkQw5OzkyqAsSEBEJiIgNjI4alxwKBocYnaMeo6QOCwwKCgMVEA8wrjYeG7kQkhEGhwIyKjE9OjMioCgPGpgbGZo3OjktKBw6qCsaHa0LCwgTlQ4YnZk0ujsNDQo2sbMnrisaIqgGiocTiw0Pjo4qIrEPDQwVkBcioyAeFqwKgosyuBABhQo9NDYjoigbnCUhJCYbopkOB4ssriYqKroRnicHiAUjHSMSkhIyLCYtsjEdmJoppi4hHS0yJDE5vCg9PjQLnjYGHhYiFp09vz4sNCUeG4obGKMkIiQNDwwUmKAeCSA/vr4ioaQUFhY1Na8+vr8HiI0Ki40Pj48NjY0Hh4cJiYcQkJEKios/v78Li4sHiIsMjI8IiIcKi4sOjo8+vr0ioqUKio0Hh4kJiYkMjI0RkZEQkJMNjY8/v70Li40RkZMOjo0ioqMIiIkPj40AAAACP8A/wkcSLCgwYMIEypcyLChw4cQI0qcSLGixYsYM2rcyLGjx48gQ37s128gOXnkyD1MqVJeyZQiY8qcSbOmzZs4c+rcybNnRpX/WnYA6lAly5QofSpdyrSp06dQo0qdypBci1bzYBbtNy9fv6NUw4odS7as2bNoNaqMg83crBZEq54TJ27cvKDy0urdy7ev37+AKVoaOu+eOUmAziGNS7CkvHTi6pmj95Jx4MuYM2vezFmmyn701kiadS6oZYLn3EnOx66z69ewY8t+DXRSJnP1Ep823SKyuVZ5ZwsfTry48Z4sXZIDjZt08ILy5tbDkC4vzBMdjmvfzr2794XkTvz/Y+7JnWKUOAbj+CfOnKN0Kk/s/k6/vv37m5mbE1c6ZfZU7kjiCT1AaYXfgQgmqCBZ/VDiSG5xZEdOapKlU5JASS2o4YYcdijSCeINtdwOjujDHzvSYQBcePN56OKLMMaIUHj/sEOPOebsQ484+rwn449ABilkjTdKJlkAQyap5JIHqnTjfukMxuSUVFYJG4hBnWBJLFrQcw4OOLRo5ZhklmnmmWimqeaabLbp5ptwxinnnHTWaeedeOap55589unnn4AGKuighBZq6KGIJqrooow26uijkEYq6aSUVmrppZhmqummnHbq6aeghirqqKSWauqpqKaq6qqsturqq7DG/yrrrLTWauutuOaq66689urrr8AGK+ywxBZr7LHIJqvsssw26yx9/bQm0GIrwbScac9me1+B/8gjH0RGoSSfgdqW+50889CTSgpiEiSPPKnEkxVK7ZprL2wqzeOOOe6k8pxc7jiyw13LzdPCP5P808KF9zbs2lfkpIujedQelNdjvmWyXnjz3NXxx2A4LDJnnz3JH7YJzYVjAOsNdINAJZX08sg0YwZUP+M8CEiEM06o2m+M9XNwO<text:soft-page-break/>u6M888NCdesNF/iysPOckXqZnGKwP3zbXgXEr1DaUt37Rc52TGH2DkoyTNYUu2ZAx/KMAuUzz7jcO313H3pd3IHYf5D4W/B0f84UNbuUCI33YSn1Q+J9YgTh0odpDLLkUSdRNDMRMdd+OVjYTmujeZ4wh8OqWDgCQYahyeeQRe+vUMqmLc+Fkz66SiOJGozRHngg7uu+1TM1SOgOUgylPTblu9uvFTimZwODtktlLo7qx8v/VJY0ttPO14+3W7WcOc+/fdnAS44+OSjlfo+0Zev/li3F7/++1Ld9c/b48Nv/1Pnb33//kwB7j7/ANTJ+f4XwALWxH/eM6ACQ/I8Ly3wgTFJWuUSCMEKYiRpAaiF/izIQY0gsIMgvMgHQ0hCiYywhChsyO0cmMIWKiQGApmgC2d4kAFSkIYpPCEOadjAG+6QhBIsmg//fwhCGxKRh24T4hFnCLj0LTGHbttH/Z6IQh1SMYTy0xrrrlhC8Q2RiwrkHgHBaMGZ5UOJZAQh5XT0xTQCEIb/kKEbOTi87s2Rg1lE4x0huMI27hF+VvxjAZ83RkECMJCG5F8fExnGGOqRkYeMYiEhCUhHTpGS+5Of6raIyf0ZsZOetKQfQWm8T5ISfmaEHidPuT7uXZKV5QviJGEpvSaukpbgW+MrcTk9OJ5xlrzU3e2cGMzpuXKUxZybLJGZzK7VcYPNPN7tKHHLaLoOkda8nCmzec0kEpObmNMlM8HpMGyS02u2PGfrjqlOzGnyke2cWzrjSbjz7ZKeSjMnPkXm/0s77hOdSWThP5e2zIF2bZsGHdk0x5lQZc2zoSNDKETv5cWJjiyP37SoueoITI02q6IepWgM/RlScw2zmiVtVT9aZpoMNQQp3WrNSUCaUlhxi0XgMg3YWCLRmroKXV4i10LkgYM4tGMSi9GnT0+Vr325Yx7/As9c1lCLkJ3kpEt9FcTm4aDcKOYku1kPxiThCI1Z7VpxxF1WbToeErmlPy06xyw8MRmWImykHV0rqYDCucTRYDcpiQMg9GEOsxIEjlrUK6tOoqUwHe5BpDnNhAYrDpad1WodWKhiXwW7G3nCOSlJD97YI4k1ZKIYl/2bI/O6WVOBxgfmSIxp/uMOT/9IIhMFikv+UNraVfWjFbhRnIT2FoDI/UupvQ1VB8Qzrt4lph8AqocP0vE0LBkkiPdMLqo6OzF6YKBCDOlnRrXLKtA8qB7gtR1eGUpeTzkJR+KAz/ZE2V5Wae4k7EhH9lyaEOTWF1eIVeV/h4Vd9g7YVRw18IFZtcgF/yrArHWwrHoq4VsVuMK9MiP6eIthWtG0w7jyL4hbpeHxjnjCUczuiWFV0BXbKn8KdjGoRCzjU02TwzX2rSOhmWNYUbjHqmoxkF9VRxUP+VS7PfKr2hdjJV9Ks05mVRBNHGVSJbjKOk4rJdqBZVX9uMsz9iaOwewpezaZzI9iMppN9cwxr1n/Ux9+M6jULGdRfbnOmHoelfGc55Eamc+WEjKgOZXkQXcKyobeFITPnOhBFbrRmTIzpDUl6ElX6qGWvnSKGZ3pPtG505TCNKgjJelRT6rSpnbUlN2cakOxs9WQ0nCEYS2oT9OaUQHe860JpeE/71pQqP61q8Us7EW9utiIojGy9TSPkmjtHzFI2rIJdaGY/UN+0yZUCzzWsRYgLduE6th4rj0zcJv73OhOt7rXze52u/vd8I63vOdN73rb+974zre+983vfvv73wAPuMAHTvCCG/zgCE+4whfO8IY7/OEQj7jEJ07xilv84hjPuMY3zvGOe/zjIA+5yEdO8pKb/OQo/0+5ylfO8pa7/OUwj7nMZ07zmtv85jg3COzqpfOWtoTnOd+Jf06QinxkBVwTSscNrhZ0sUziHp/960pURomX8bfpTgkOaGi3jzg8RGW/GYxQsQ6VfgRAZ1+V7EnakbZ82JXsVCEHO3bQuVnQICHhkSuOWsEwuIclJb89jNQOMhe6Euh0fg+LdSwRANvK1iBgL923Ek8WHLRCNJEF64Ta44jiUj4tlqAEbnYWFL39rBWl//xZOjCJIpkHBxRyRD5YovqzAD5qlAAEeK9ee7PQHb0Vimrvbc94R3hiumMfflk6kJ1zqMs6ytdLbrsV/epb//rYz772t8/97nv/++APv//4x0/+8pv//OhPv/rXz/72u//98I+//OdP//rb//74z7/+98///vv//wAYgAI4gARYgAZ4gAiYgAq4gAzYgA74gBAYgRI4gRRYgRZ4gRiYgRq4gRzYgR74gSAYgiI4giRYgiZ4gijIbjAhJRLxc5LDe/rHIh1AA1iBeA0hH+dgIdYygPMwDm8FdJZAA+0xDo4BdPF3M/RAV+5wdw5BA/5wfCsiOQPYD5mAef4ihdCxdpzneQe4HJkgGeJwMAiBg7Owd31XgIAHXD+IEIXHNzaIhkGBA1GTQFrAefQgLkbIf71jHmVzEucACKWFWxHYO3ZXetFVVqn3gFCDG/twDij/si/AQ3sQmBJ9FTg/kw5sM4E+CHxqk4ddSA70YHzIJ3wSCBPO5y+JWIF9Ix6emIKu+IqwGIuyOIu0WIu2eIu4mIu6uIu82Iu++IvAGIzCOIzEWIzGeIzImIzKuIzM2IzO+IzQGI3SOI3UWI3WeI3YmI3auI3c2I3e+I3gGI7iOI7kWI7meI7omI7quI7s2I7u+I7wGI/yOI/0WI/2eI+wtHMTYR1l0y2t2H4pIR9X0QJvuBA4qINGMYCT4IMU8xBBOIRFCIA3swMC4g5e14RP6AiUMS4EyA5n51WSWBAswXY4kgnNY4By53o3RIZ793YEeHu40ZCEJw6G5zddGBSB/1cP5nEQdViSYZJ8BSgPKnkU8AIIOLI8g4g44</text:p>
      <text:p text:style-name="Standard">nB3KrE3qPeP/ZeSOEIa/ZAagUgvEQiTOrkjtpUJmSiBm4hePtAOUDmAy9EK3xVfQAmB33IOraAYqUiBBZIC1IePdnmXeJmXermXfNmXfvmXgBmYgjmYhFmYCNIPNpALTxAyGjgP66AIIEALAVBuF5gDIsALdQAJU0CKE5gDI0AH6LANK8CZEogDK/AN6IAOBRADnOZ/ObACqYkO8JADGqgO8BCbs1mbsJma8KAOrdl/tombOdAOv7l/OXCbvOmbXHaB6rCb6LAC6jAPKSADHSCGExicvGkDJDADFzAFWnADYHACCP+QAnDUgM2Zmv8ADwSQAA6ADgNAASkQDiugASuQD5SpgMeJnvCAAAKQmgrAAAQAAwPgnjCgDpOQmIuZgK+pnzpQAKn5DQA6A6j5DStgAxCwAgAgAOuAbQWInelZAw6KDt9wBQjgnPtJAQP6nuqAgAuKDv+wAiCamtMAoMgpmwTAANMgoqOJgB4KDw3qnwBqoiWKmyt6gC36oSEKoQTQC7G5AkVQo7l5gB66Aj8qoiMwpLxJADUKnSy6m/9QAOAQorJZA0kQmwJQpbLpm1KKnP+gAQfAAugZAQcwBLEpAQ0gAcLZDlpggEcqELHpp38KqMl5DsvJf+dwqAXhoYIqqC7/yqizqaf91w81EAM1kALYpqj/EKix2aiZqp/KyX83gAEP8A0DsAIBIA93Jw9euqidip6L+qjF6X2eqQB1igIpMAmYqqmB2qov6puYuH/y4AIZsKkOwAAxYAOryqutyql/2pvnEA78FwP2cAGbig4KUAIkEKIDsavcqp/Duad6uAEmUK3oIAHjyqkQ4ayFqn9kowIAQK67mq7f6n8t0AHsCa/o+hDq6n/t0AIxUAC0Sq4TAav+d6gxsA48sA0CGxHfMAPyEA6x+n16eg79sAAGsKz52hAZkADqoAXryq7tQJzq4K7LKhEgoAJV+bH6lw/noAXzoA4j4ACAKhEGsAFV/wmt/JoO6XBUEPABGfsQDRAPOfir9MoVcKEPL0ARAKACJ9AxZ8h/TiudJBsR6NAAC3MD4haAH9MPOZAAAxARF4AB6GIwHPp/k+BtYCMCIPAQBrAAHdBs8zAJ9+l/WNsxg7EBHPCzBPENB0ACJ8AV3Va2/xe3MXAD/dABECAAX3sQ38ABE+AtWwu3BVi383AD8iADASACJcABAKABGtCdGGADf9sxlGswBrgwcettliADCEAABNC6hKAlgAuehCu3CGgwWHsDMfAxWDsJcdAPuQsGpPsx1lmAXDEJH1O5cUu623a25YA0tauAlSu8gDsJu7u8uXu283C9DJi81tsx3ys7D8JLushrvQ0otx+DvnCLNNG2bXO7gNF2veObvJUrbREYt9kbv8g7KwEBACH5BAUDAP8ALKkB+AD0ADECh/b29Dk5QDEzPPDy9K6utOLi5NnZ3MTExz9BTOjo7MrKzL29xHd5hJmbpLW1vDo+TFZaZG5vfKiorhISJGZmbNTW1JaWnI6SnN7e5FJSYM7O1EpMVH5/iYKCjBkZLJKSnKKirBoeJG5vdFpebGpudCImLubm5C4uPO7u7BcXHI6OlK6ytNLS1GpqdBoeLB4iJIaGjxoaJIKGjB4eLCIiLIqOlChKVCYqIE5mRLCgcMDI2C5KfNDo7CwkMKSauC5KNPr86E5CXGJiWHpwhCwsyJaquC4yMIiklNbozPLozBwoSP76+K6KqB5KFL642F5+ZEKCYISMkOTQmMhAgCgKLMigLHJiaKzwwIZ+ZIyAmEoyYCogDEJ0nGhQdA4YIJ7Q1BZ0WIRadBwgCMjgQEoUSPTQ2DYeHGhijHqKiFqsjGys5HCGZDYsLCTIgLKilDo4NIyWqCYiIB4oJJSGnOigrLzIxDg4KISAoEpQaCoyMBAYMDYyECYqMNbG1F50jMS4sCg0DHqGoGx0XGx0lKi4vHRsKNLGuMDIsK64mDIyKJ6KnMq4zBo0HDgyLCQ0KEBSXDI4LHp0nIJ+uCgySJqKvOTwoISKoGZccDhmYLLIxKSoxHh0ZMSoxGaGjCw4KPb8+IyKoN7o+BBKXAoGHDAeSHRs5BwoGIh0kMSwmGZ+tPr++EpAGEJ0HEpKPNb44OLIzCoaKH66oH6sZIiWhCAYHGzkqPL40E5sbCAgFISWoAoyLBIaIEpUVAoUDJq4rBgoLCAYMPro7N7s5CIeICYiMNLWvCwmILrYxMSw8KSK5HaelHQkgLrQ8MSQxEpKgH6evKzQlNjQ9HRasCx02IiGgGzIKIyGkJacxAoUSCwwIKSq6KailAYUKAoiHB4edC4qMCoqLP7+/BYaJDY6NIqKjDIyNIqKlCYmJCYmHB4iLCIqJCouLC4uNCYmNCoqNBYWJBIWHBIWJPr69DY2NCouNCImJPr6/CIiJCYmLC4uLB4eHB4eJB4iNCIiHP7+9AAAAAj/AP8JHEiwoMGDCBMqXMiwocOHECNKnEjxn759F/f9w6jvYUeBKT5WHEmypMmTKFNK7MgyosZ/9wZiVEmzps2bOEtqvAfu3kWP+s71FKhPZM6jSJMqJcnxHLt55c6l8Igv3zxwHUMu3cq1q1eLLMElKpfvHNGEH8+VmzfvHMaZX+PKnVvyJ0xw5colklr0oL6QTtmCe0m3sOHDC/tavJcvL7tzigtirGf1KtiNRhFr3jxXK0+2UQkTDMomAKQeL/6FKBqZs+vXW1kHzZsvpsXb/9RCKocPbGbYwIMn5Zk3EY2/RUPEWSvA2MvWwqNLP9kXI+O1ZfX57GcV0mDc08OL/x95UfHneY9JC5iHjyXc8fDjQ5Stdl4+cEZM95bPv7/EfngFABo4/hVooF8t7SMWVMa88NuBEMb3Fmv7CGUWeBFmqOGGHHbo4YcghijiiCSWaOKJKKao4oostujiizDGKOOMNNZo44045qjjjjz26OOPQAYp5JBEFmnkkUgmqeSSTDbp5JNQRinllFRWaeWVWGap5ZZcdskhhSxBp5BIWnkZXksPjikQYe+ZCVxHPPmU5kHWDXWZm7A1ZVVUUzk021VZzYlnYX3pgxdZF4pWUFpPtTXhoK+Zd2gi+IT0IHL1XaUopJwppl1jiIoJ1jlWBUBgoZtyiphn4IAGGZ2Btf/VEUeiqnqYbPjQZptGL52TSABR+WZreAAW55Ol2q0V1Ud2DQsbqtehB5lPjEEFTj8YOptneQKdl16srxaVqrav0VrffcpeSC5/xbIl2LoSJtgYVPj0Iyi8kU5YlIVn4evvvwAHLPDABBds8MEIJ6zwwgw37PDDEEcs8cQUV2zxxRhnrPHGHHfs8ccghyzyyCSXbPLJKKes8sost+zyyzDHLPPMNNds880456zzzjz37PPPQAct9NBEF2300UgnrfTSTDft9NNQRy311FRXbfXVWGfdMpiY3TvaQGW+jKZLAmFLlNci72RMPW0mFpSdtZJc3jn5lUWLR4Fh9U/YKRf/2oMRZNXTr18CZdreWywr1s865TSSHt8DYfpUADcMA7Ni+1wHCTv3DPOgdY0SuJpF457MaiMBZOdXpnrLhvbIFKoV+FlppUv66yrztBsbJSBX1D3K6n2nzIVq9005m99jb+aVtX5zeS+dxwbbvgIbbts105rr5t8YAZW6Qb8ADuqQzNMIgUDPNCtejQjAR9zPl8caPuAkqvX9+Oev//789+///wAMoAAHSMACGvCACEygAhfIwAY68IEQjKAEJ0jBClrwghjMoAY3yMEOevCDIAyhCEdIwhKa8IQoTKEKV8jCFrrwhTCMoQxnSMMa2vCGOMyhDnfIwx768IdADKIQ/4dIxCIa8YhITKISl8jEJjrxiVCMohSnSMUqWvGKWMyiFrc4ouL5biLwK5ld7oEPyOCuI/VAzU9KJzft4KUsEKnQWtYRkzCGzC6VecxD6kMWn2BPZQoqzn4Q0pSnlAN9NItWbf74O++dz2ZhsR2d6sEGARzSQTXTzl0EeRDdHHJNtrHZC4wBCQFMbyAOIlXj3teze3yjlImIQ/QMCQ7P8ewtx5uHESATB+990o6X88koIZE6vHwvWz47XjkC8IZDWm5o+0oXJotWoXNcCHc2ew5H7sbFbnrzm+AMpzjHSc5ymvOc6EynOtfJzna6853wjKc850nPetrznvjMpz73yf/PfvrznwANqEAHStCCGvSgCE2oQhfK0IY6dFheDAkb0YLNj42xjMA8Sz0atMatuXFzcYijWkxVx4puzC7faB+l9qis2nDrZeJDnh4T8pbAfLJmrlSpnBB0D0cicmYdiekxYbUncExzZvvAFnH0MkiC8BF9+3gmJI0503+kElQ9MOnKFPkqmOSnHBzlmbioCpl6NK4cfBhezrSjj3blozG7MYtWYQaqeQSgEXyQatCiSa+M4qxC4BAcMn/GLNaE4KGITaxiF8vYxjr2sZCNrGQnS9nKWvaymM2sZjfL2c569rOgDa1oR0va0pr2tKhNrWpXy9rWuva1sI2tbGdLwoj/Nms+cz1p9DB6xn+k0UEtSdxH2RFSqswxJn8sGVxSKoBECLYhfHTpbVkm1KrS6SI2/anM7rGORkCCd6JqpPm0G7P1rQeOk2RDKY2aW5AldZPS6iTyTmAMouiVZobCjrqu2rjv8Cxa6elWPoDFXrFeBByQaMQu99FLBv2DFofdWVLd2Dgj5DJYEQ4aO/JiV7CmBpr6yNU8EvG+9l5OKLYxscu0mRzauvjFMI7xZOvxjho/l2glEMAHCnABAYRyaMMQQQHCkYAI/FhoM+AAAMIRDhikw2j7kIE9mHyBEpD3Z+kwB5PDYY4ZGC0dMNhyl7+sZSab48lFy7KYvVy0GURB/8xoJlo6rBGOf4QjCjM4RwxSEIO0As3NdebyOwIgAwdEgB31IEYK3hGDI9tsBloWiDniwQAUEFkEMaAHDDQAg0kU12fxqAGTAdABeLRgyAUQwT5KsOgUlGBnHrgAk+3BgQlIORz2kEEM2GEOA6hAADe2Waxn3YEJlJnL8Th1OFLNZpwNG9cciMebzWzrKee62Td7tj2oMQE6mzkeYTZznLMt63AAoNbT5rKx16wzbRf72JNO95lzVgN+yNrOUfAAKMSsb3bjzAASYIFAwgHwCgRaAw3QwJbxnLMtD3zLgYa4mbGNMnBYXCEOt3PGNc5kO89bZTQIAQ34EYNXHyTjEP8fSMq5TPGS0aAVmggHBmAggH34mSAo3/jGWeYCJW9ZARCIAQ0KkvOOP7zOLkvyACCegA7g4x04N3rKj/6yeyDAARIHAAgCAAqVS13nRnfZPTJwAImHQwcK8DrSOa52mA2GAgYw+9qBho8QMCABZhcaONaBj3aoYMlT/9k31mHxeghAAhKnyLVVtvfBu+MeG1hA4CMyAAY4mmTsAAc99g6OdMB95xDBAAXGbTLC3yfz+EgHByw9d4gsYAOfRtk63EF4wt/jBA0Ie0QasPmVgeP04GAHHSNPEQNQgAZXLhntOW/xfcBdIuFoAB/o17J1DF747jhHOu4eEQc8gCf5cBn34TlPj3O4IAIYeMjruUv7l1mfHoMHBz5iQPbWG8QeEgiA+H6f/JNt3vSc9wInYA4JgBD2cAAjMAM0sA7wN3t0pXkQuHf3IA4CEAEgcAAsYAAasAIMEAAeYHOEF3/rEDNvVYL5wA5vVXeLNgETAA/vQAt8sA4mWILsIDNxcA5xgA/3gIP1YE3n0IM+2INxUA83uIM7SDM/6IMlgINMOIQ5GAdLeA74AIRTiIRlVEbWdIVSuIU+6INYaDM8mIM4uIRAmIRSuINPiDNbuIPWdINQ+IRReA5kmDNsSIRLGIdCeA5o2DNi2IQlcINTmIVAs4N46IZN5TIBAQAh+QQFAwD/ACypAfgA9AApAoe1tbxWWmQ6Pkxub3wwMTyoqK43OUQSEiRmZmzU1tTe3uSWlpyOkpxSUmDOztTKysz29vRKTFR+f4nw8vTExMeSkpwaHiS9vcSurrQ/QUxub3Sioqzi4uRaXmzq6uyYmqTa2tzm5uRqbnR2eISusrR6eoTu7uyOjpTm5uwiJC3S0tRqanSanqQyNjwaHiwaGiQaGiwWFhzW1tweHiyChowWFiyKjpTc5OQmIjDMxuAoSlTW+OBmXHAkyICMgJhOZkQuKjDe6PhsyCh0WrA4ZmAeGCSyyMSwoHD66OykmriairxOQlwKBhyEgKDSxriIpJSauKzk8KDS1rwKFAykqugGFCiCfrhyYmiEjJB6dJzIoCxCgmB2npT69OiynLjo+PB6cIQmIiBKMmDIQICe0NQWdFiEWnQQGDAsdNj6/vimopTY0PRsrOSUhpweHnQsLMjiyMxoYoyWnMTe7OSMhpCyopTy6Mx0bORKVFQsJCgsLCAcKEi8yMQaFjBKSoBObGyMlqh6iohsdJTooKxKUGiElqDWxtQoMEiCfpDQ6OxAUlwuSjRsdFx6hqAiNhxedIyWqrgSGiBs5KjEuLDAyLCeipyIloTI4EDAyNgoKAw2KByuuJiMiqA0KEgKMix4dGTy+NAuSnzk0Ji+tMTEqMRiYlgaHAhmhowQSlyIhoBKQBiIdJCkqMQeShT00NjEsJikiuS60PBmfrTEkMSuiqgwHEiouLx+rGSs8MBKSjy+uNhKFEh+nrwcGBhARGQKFEhwhmT6/OjKuMx0bCiEiqAOGCDEsPC62MQKIhxefmRCdJxCdByGfmRoUHSs0JR+uqCGgJAeIBRarIweGDD2/Pj++vgoGhwoCizEzMTW6Mx0JIAaKhwkLCgiIiT6+vQeHhwiIhyCgowqLjQWGiQqLiwmJiwuLjT6+vwSFiSKiowWFiQiJiT+/vQSFhweIjQeIhwiJhz+/vwqKiyKipQmJhwuLiyGhoweIiyCgpQeIiQmJjQmJiSGhpQqKjQeHiQAAAAI/wD/CRxIsKDBgwgTKlzIsKHDhxAjSpxIkeA3C72+dcv30N+3f988+qtIsqTJkyhTqozoceDHjw+/yZy5sqbNmzhznpQp0F+3bjwdfvzZTWBInUiTKl2K8lsvkPv0lAMas5vUojSZat3KtWvIofLK7ev2lKrBoPvkydNTtKvbt3BvBv0WVSzQoGc1yts3Na7fv4ArfvS3Tu3YfyMPaiy3F2vgx5Aju/QYMq3UdzALVpY6NrPkz6D/djNszcK/fD//WbAqj1uY0LBjw/W3bx+3qTNldtuXp1yYxLKDC09K27Dj3a1/eh7OvHlT2pzJ5kubZx9e59izkxxtWK28ddrDi/+nWLeevDzrlo9fz16zz7Tc7rafT5/gbmvvWtbfz7+///8ABijggAQWaOCBCCao4IIMNujggxBGKOGEFFZo4YUYZqjhhhx26OGHIIYo4ogklmjiiSimqOKKLLbo4oswxijjjDTWaOONOOao44489ujjjxJdlNFGMY2UG5DB4fUSRDKJpB6SnwXlUzf6NTRUN+8Y9SSUgTkFlVTgbKmYVX2JxCVoX/0zml1P5WONYjAVplZbZ4Y2V1q23WUanKNVR2edsQ1G3WFbagRfUcABiiZldBmWz5OVnWddoooGJ+dYZVEJEnd6cFSpc3TheddMyI3156fDFXcVSGqKahaqzMn/VE45Us0E3z6lwaodd3upBcRruopXmzzmuSZmsEkaep58yIq326OPNivttNRWa+212Gar7bbcduvtt+CGK+645JZr7rnopqvuuuy26+678MYr77z01mvvvfjmq+++/Pbr778AByzwwAQXbPDBCCes8MIMN+zwwxBHLPHEFFds8cUYZ6zxxhx37PHHIIcs8sgkl2zyySinrPLKLLdcIkYyuRnTS5QFfJRAph17FqOU9itlGMxaqSaWWv7r5TfrXKWzRaMRWiW/Na+JqZqQwsTrqf5KWdc+6V1nkU9rHWawoMaxepAF4OQRlmME87x1rmdZww036IXJcApqxdcmOG9+/5MPN+eB53CoecTXpAXvdKM21z0rTBfd3PT9Dzii2v2wR4y1Vto7jHGD654Ss+b5WvIAa3EKdJsn1tILI44cW15XvM46pUXr8u2456777rz37vvvwAcv/PDEF2/88cgnr/zyzDfv/PPQRy/99NRXb/312Gev/fbcd+/99+CHL/745Jdv/vnop6/++uy37/778Mcv//z012///fjnr//+/Pfv//8ADKAAB0jAAhrwgAhMoAIXyMAGOvCBEIygBCdIwQpa8IIYzKAGHZiVI80MJKyr10UQ0411UCmEIHnP07JmlDDsxXIO2U1nBOYUj8jpNw9BjjzAMZIVZo07kbNA7P9AaCjzvKpgxWmM2Q6iw26AA2EvSctebKeZbjCGLTUb22BYI7aCIMc1RkIhv5BmnNy8hxyli5g/XKhExFBuThEbzKU4Ao7MWQcxD+PJN9hYG8sAxSNPkdh0uoObi2mEi8ox5FA6M8Q4gjAjG4ykJCdJyUpa8pKYzKQmN8nJTnryk6AMpShHScpSmvKUqEylKlfJyla68pWwjKUsZ0nLWtrylrjMpS53ycte+vKXwAymMGHVQTN9sJH6GqFPTIjMnT1LjPKCCdL8JMZ11OaIWeuFR6RIuxympRw8RAw0oyknboTJhyAR4m6AADso8rEooDOIDrt5sJdcCm4FeY8e9nL/kSxpETEu9BzW1AQ5HDbTZlJkJKn2wc4UqPGdRvmi6QYHkksVRYcGzaNprFGYq/iRURN7R0KXNU4k/mSfXKMixXiyG6BoE2MvqeEwZ0rTmtr0pjjNqU53ytOe+vSnQA2qUIdK1KIa9ahITapSl8rUpjr1qVCNqlSnStWqWvWqWM2qVrfK1a56tXxpIqIYj4LOfR2tG0Ar60E8shvM0DCijRGjDDVlM5hx800xpE60bmazcvJwiE3ajXnS486yiamJT6wnVNZSDnQqi58HHeNLuNNF+xQ0pgvTC5gow9aEqjGhnvLHG9MIscmWTYd3LKlkF7sXa87pK4H87D4Lhx7V/w7skIzhGj5XOpJrXsS2twWhEL8KmjDE4AAx4IbGwkCACnCgAgQQ3MXuoQEOxMMDA/DUxWaACAjEIw38mEHG/EGDc8QjHhXAG8ZmMI/zxmMe98jYPbDgXiyId73tPe887jtdOrh3vxmbAX31G1+M3SO/753BPl4QAwvsg2ICjsc/3juOFtAAAAMgQAlfgI4XDPRg7JVwPLBwgBJMIB4o0MALzMEPB9jjEA9m2IEl/I951MAG54VAONCxAgXEgwMrQM04roEMHDisBgw47zkkcIDyxqMa9ngBAbAggxMQIMYLcwEnlByOAwx4xAcQgXVDoAH+KgwGSY7HktHhX/0eIP8c5j2HPcycMDQrORVe/i86EGzfhtWgAjlmMoLnkWf90hlhLjgBlwv93gMMusAKs8EM0jxiGGz5vDZA8n8PbTAZFEAGIvY0qM/rgA844L+QTph7BeLe80641efts7+8o5BVv3rVsDa0v7oBgxS44wUOPYitWz0QYie4X93IQAHicQN7EMAf8jDIsG19axHDt1/3kIB3z/uAAAC7INN2NavFDbB8SODE7vVAOPShDoKEm8a3FliyAQBrCGzAAJwotriJPW54AywFDaBArrHxAH3TmN/xFhg3/IEAEOQa3tSOOLkDto8ZjMADubaYPFJQDk5QA9YVkwc5yNGNFhSgGgj/j8g5aNA4ewGBHC/vRzcicIGUQ2QCJUh1vtAojpfLIx8Np3ZEQICAYO/L52gkRzlmIAETTBwiFIjAh+tFrH7Uw+obFwcLnv6QD/Qj2v1KusiJlYIl0HsiRL8H2Pn18raLQy1AB4FE4vGB2wDhXyLvR9LJsY9tlAAFEQFABqwhDnIAzDxXv3o/cDCDASjgIReIQD7eLo6AvR2N9UDjPiwQcH8f5BwFMMBoyGF1gZkj7z5f+JQB/3kKdGAG3bi8yAUmj9OPvPbyEEc3pDyADVBABTJwAAlGYAAY+ANwME/+wKpunuS/vBwWiIE6DtCOa0TiBfvAvN5zP/vlo9H222++asjJwY3bX77tMK88wbbf8+TrHf2nTzz3eb72</text:p>
      <text:p text:style-name="Standard">gaF/7Mnnft6Tjv62H2zspwd+5hF/VSd2l5cwSCdyCUh5xIJ7iLcw7Rdz6Xd/l6d3escw9Cd+/Od8MAcxEoh+2yd2E1MPJFiCJWgO9VAwAQEAIfkEBQQA/wAsqQH4APAAIAKH4uLkP0FMxMTHZmZs6OjsysrMNzhCMTQ8vb3EmZuktbW8VlpkOj5MqKiuEhIkbG501NbU3t7klpacjpKcUlJgzs7U9vb0SkxUfn+JbW988PL0kpKcIiYkrq60oqKs2trc5ubkWl5sLi48dniCrrK07u7sjo6UenqE0tLUIiYwGhosFhokHh4s1tbcHiIkGh4kgoaMIiIsFhYsGh4sio6UcmBoGCYojJaolpzEqLi8JiogwMjYYmBYjICYOGZgeoqI0Ojs5NCYxKjElqq4KAosTkJcXnJkiKSU1vjgCgYcEEpcMjA0mrisiIaA1ujManhkgoa4HkoULkp8ZoagxLCYBhQoem6MQnScxLDw0ta8/vr4hnxkSkqAxJDELCzIntDUFnRYhFZ0+vToKEpUIDQMQoJgdFawhJagKiYwWqyMbKzkaoZkdCKAJMiA4sjMyECAvMjEbG6UMB5IZlxwKDJIam5cGhYgJDAwgn6QeniY6Pjwspy4GjQoSlBovrjYJiowMDAoTmZEdGrkDhggeoagTmxsSjJggnK0dGoonoqcLko01sbUEhogICAMyrjM3uzkxLiwXnKMNBwcwMiwiJaEMCgsNDgsJBgopKjErriY3uj4Ih4gssjEmoq89NDY5PCgpJq4sKBwShRIyKAshICgFhwwroqojIaQSkAYZnK0JjAgutDwdp6UQnQcaE50bHiM9vz4frqgLHTY6KCs8vjQbOSo2ND00sa4OCwspqKUHChIyOBArPDAhIyQCjIs+ujsdnJkQFJchIqglIachoCQKigg8ujMjIqgiHKMKCAopIrkSlRUKjIwpKroutjErNCUfqxk+v74fp68JjgobMgo+vzoaGCMHh50EBgwNDAQsqKUSko8ChRICiIcChQMFhYkJiYcLi40+vr0/v70IiIcKiosKio0HiI0LjI0Ki4sGhocFhYcEhYkHh4cioqMHiIsgoKMhoaMGhokIiIk+vr8ioqUHh4kEhYcJiY0JiYkKi40/v78hoaUJiYsgoKUAAAACP8A/wkcSLCgwYMIEypcyLChw4cQI0qcSHFgO3sXM0LEaK+ix48gQ4ocSXJiu5P/UD482a6ky5cwY8r8eFFgu3k1IV6cN7Onz59AR7L8N69oy43kigZdyrSp04JJ8+FsmbMgxpQ35+Xr+LSr168ksxpViNJe0Xwqwapdy5bhRanzOnI1eDPpPHJz2+rd27adXXJHD+68m5av4cNd28FFqfHkWXKII0tuai9pMhdHj5otCniy588z7bkgxyHuv453OecFzbo1yKyXWW4GHNi17dsSR+fDSy4ZB8i4gwt3KFYqh8LDkyu3uEnr3avLoy/PirW29OvYs2vfzr279+/gw4v/H0++vPnz6NOrX8++vfv38OPLn0+/vv37+PPr38+/v///AAYo4IAEFmjggQgmqOCCDDbo4IMQRijhhBRWaOGFGGao4XqyDfUQRtZtOBmIKa220EkmimiYSpVBt9JNKo5YU1E4RbQZTzF6dtZUJQpGVVZo5eiZXzSGSNBVQFYlZGRvPZcSQmIRtuRnYuGV0EVJ4WXklIcpZtSPP+7IZWuVFSkQV1VuOSZiZY7VEo1OrtlalSC2iZycn0WF02N44obRjmP1eRuQhKkp6GTUcXTooow26uijkEYq6aSUVmrppZhmqummnHbq6aeghirqqKSWauqpqKaq6qqsturqq7DG/yrrrLTWauutuOaq66689urrr8AGK+ywxBZr7LHIJqvsssw26+yz0EYr7bTUVmvttdhmq+223Hbr7bfghivuuOSWay1H7bjgYkOYpXgriljpdGet0FXWziURXfICcLkORaMLEY1Wmq9FgYMZvvPWdJILvm3iK2wuNEIWVfP81tnDArsAsLt1mQksxGoORtuw7XAQG1VI3sRBPg4XSyQ4m6B5Jo0Xu2zWb3IR9Ze7waaJYsUjK6tnZSYD3GybcNXM7E5SBe0sdRqZK/XUVFdt9dVYZ6311lx37fXXYIct9thkl2322WinrfbabLft9ttwxy333HTXbffdeOet99589//t99+ABy744IQXbvjhiCeu+OKMN+7445BHLvnklFdu+eWYZ6755px37vnnoIcu+uikl2766ainrvrqrLfu+uuwxy777LTXzqCiGSl5IoiGwjrUTfNeqQ6MumpE45MP0Vw8SuRIJRVEzv3appXrWtRRVkn1TuuNdyFvVZU4PkykXVs6trP0GcHJ75E08y5sx6aZRfFuNRqr/vVEKX8sS3dJhWKWezrWn6IEp+cE732VyYcCk/IsAobvaXUBHrTsVSft2e6CGMygBjfIwQ568IMgDKEIR0jCEprwhChMoQpXyMIWuvCFMIyhDGdIwxra8IY4zKEOd8jDHvrwh0AMohD/h0jEIhrxiDBsTO5eRKJ+lYVHKxneA991leNZcCD6wxW8nLMb6D3vYamJn5FqciMr+Yp7kDESRv4yxV2dBID1o8ts4tSrjLSpewa54xKDdUe5xM85ShtWGK3UEjYiK33O+VlqiOcy4IXxkVq6Iq+YpkA8Nmt8nInWn/YkST7SBl1IDKUoR0nKUprylKhMpSpXycpWuvKVsIylLGdJy1ra8pa4zKUud8nLXvryl8AMpjCHScxiGvOYyEymMpfJTDn9jiWShCbPYtUYKBJHHWZxI0qsCL3j9esqzYte8r7YqzLKRY0UW+SvopRGHxUQWGsM45b+lCUz1hGRmaQLnPb4/7EwyoWQgOzkrezipvzl01gXGc08fIPI7LWxZyfZBDkUSjMDSjId8liHPCphKyDlo2ETAYQBJhCBDRwgHLXCEmeMJhE0ZAAA+yDACNBgq8ootB0ti0gyMGCBfewjHjHoqD02wRLMSAQfMKCHTydgDgM8KxnH8Ok+6oEPaJ2jF1KtBwugxYJ6ZHWaxnqHV/+xj15s9Vn2wCpZtcrVsf5DqylQxzpe0I9oreAA/FDACMxhshV8Qx5BVZYDTqCBfQAgA/LQRzwqEA991DVZ7KCBT2HRBAc8IAKGfcA75vENdnyDA8UqxQZ8agEMOCCp+6BHPFYQjnp8wAQHeKywSmECn//SAx4OwKpP68GOy2YWrLkSrW1N69XdOgAeSt0HDM4629qmFrfFnSo7dDtV5gZLBRPYxz/ogYHpZtUB0a3HO4hFW4HQo7Kn0O5Uc5tV6/7KBCzYgHl7oYKorrUUUd2te33Vgga0QCD76O9/BVIBCVRAveIdllQBvGAG+3St+4VVOSaskAZLVbsO1lUM5JECFnAYIRZuMFkfjKsYMKAD0QAAPw5gjz8YJMQkHjGGb8UCnkq1ABRgwRRhPGMR28oFGCisVAkAjxR8gyAiTnKMbTWPACjgwvuwgAcMcAxmzYMCAoDyPgpQAGaVwx4PaIGWZ4yscqSDAy8YAQG0vKxy6KP/EinoxzFgAeU2p8PM8zhAA7RwYYrcdryzMkc6KqGPdMzjAgjo80Q0cAKWykrQ5TBHOVwwgA+MmCIfGEBgZzXodAw6Be/AQAk8IoALbHpW+nCzp5OhjwSQOSIJkPStABFpT8cA0ZgewDvKgatOT9gelZbIPhLwh37wuteQ7sc71BwRBTBgHm7OVTkAIeh0JMMGGYjAQxBwAWhTW1dmJnQ5+iEPLL/aIPRogAGgnepj56rQZv71AXpBAITQQwAhYAEHIK0PQPAqHeag9p03LIIMeEAAKGhBBUgwAgPMoMXx/javJA3pO6ejH/ZYBzsccA8iMEIexg43wM3sK1oP+s0WSJ+2oO9g8U6nOh0o/RXAPZ3qcLhZ5JW4M7xPLixJ+7rT1QY4rQMO6WEReuY7N0fOa13rY92Z2uWwuaerfXRlxfvkKk+HPngVEAAh+QQFAwD/ACypAfgA8AAaAofU1tTe3uSWlpyOkpzOztTKyswmKjT29vQyMDTw8vRmZmw6OkTExMd2eIKSkpxCQkw2Okg9P0yurrS9vcS1tbxYXGhLTVQuMTx+f4ltcHyioqwyMjx6eoTi4uSYmqTq6uxubnRSUmDa2tzm5uQSEiQ0Nj+qqrDm5uwgJDSmpqyusrRGSlTu7uyOjpTS0tSanqRycnzW1twWFhwiJiaChoyKjpRaWljiyMy8yMRGPhiElqCuiqjy+NCouLwwJkQsNCje6PiWqrhaTnTAyLBmZniMhpDo+PCAfmTAyNgkRkTKuMzW+OCGgJDQ6OwUFgykmrj6/OjI4ED66OxcdISCfpCauKxs5KiEgKDEsJgwGCgORlhsUHS60PAeGigkyIAcRhRsyChGMnRiflwqRnSe0NTEzMR+uqDc5OQiFkCs0JTooKx4iogwLAxsrOS+tMQgIAjy6MyynLgyPlg8QmCyvMT69OgWMDiyopSUhpwmIigqcoA8SDh4dJw+MlhGFERaZmRybORiZmhKSDxmXHAcMBAqKsS+uNiEWow8TlSMiqDk8KAgFBhMMkgWHEDMxuAUIhh0gIhqdJTIoCwyTETe7OSEjJDSxriAfrhqeHhmYljEuLBaYIhGSHgsLCCeipx4hqDWxtSIloSwoHDY0PSuuJiairyyyMTEqMSMgJhyYmiIhoBsYowSGiiEiqAaJCgcJBiIdJAeJiikqMTEkMRihoS62MQkJBh+rGSs8MDS1rweGhj00NjIQIAkCCgIHCjk0Jj2/PimopQuKjCMlqgkHCDW6MxifrSIpJTEsPB2npQiIkh+nrxmWrAaHBgmIDgWGiharIxybCikiuQcHGz++vikqugyPjAwJCj6/viWnMRyJIASFiT6+vwiIiwaHiQeHhQqLjSKioyCgoyGhpSKipT+/vQuLjQqKjQqKiwuLiz6+vQeHhweHiQmJjz+/vwaGiQWFiyGhowmJiQeIiwSFiwaGiwmJiweHiwmJjQaHiwWFiQeIiQqLiwiIiSCgpQAAAAI/wD/CRxIsKDBgwgTKlzIsKHDhxAjSpxI0SC7dewiXsxYsaPHjyBDihxZcZ3JhybXkVzJsqXLlyMv/sP4UCZNmDhz6txJMqVKiD55Ch1KtGjBjf0wEtuXkN1SjEk5Gp1KterIpDRlItynEqtUq2DDimV40ZbTV8QSrvNqdqzbt28xblzH9SBGjGZPwt3Lt+o6tHf3PT1L7JXWvogTD336aqbhwjOd/lRMufJLpezQzi2cOa3lz6BDGtbcGe0+p5lDq15dkZ0tprDbsp5NuybddcRu1t7N26BSw397Cx8eeTLx48iTK1/OvLnz59CjS59Ovbr169iza9/Ovbv37+DDi/8fT768+fPo06tfz769+/fw48ufT7++/fv48+vfz7+///8ABijggAQWaOCBCCaooE4pRXTXgqpthJJeEFp2EoVkqYRhhYjNpdGDHCp2V16uqXXWiSFSZpZMhxmU1EwgppjYXUnJZtdFT3kmY4cpsSOhReuYhZZhO1YW5EUmIRnViroVaaRrGeWVVZJOgjaXj2sdmaWOVap4UY0bIZnZV10a2U+U/9hyZpmsJSmXcWyClqWYcc7WYJ145qnnnnz26eefgAYq6KCEFmrooYgmquiijDbq6KOQRirppJRWaumlmGaq6aacdurpp6CGKuqopJZq6qmopqrqqqy26uqrsMb/KuustNZq66245qrrrrz26uuvwAYr7LDEFmvsscgmq+yyzDbr7LPQRisth3dOCCeqPzYUY6o2XauWhmSW6uaHG4pbWrYWDXlRXaoSIyFaCbn7D2GsPmZYagjZiyWrGAHmrrcbaQavq7eZZhJXdBX276yoqaQwvAHT+ldnXGHJlVlcwuquu8Ap/Ka3sLLTT1qwvajrxLmVa+uJpvlK5bQwxyzzzDTXbPPNOOes88489+zzz0AHLfTQRBdt9NFIJ6300kw37fTTUEct9dRUV2311VhnrfXWXHft9ddghy322GSXbfbZaKet9tpst+3223DHLffcdNdt991456333nz3/+3334AHLvjghBdu+OGIJ6744ow37vjjkEcu+eQ79Qjyjdua2i1KGRGZKl7hLqTZ5aFCaXJDIvdj46k+9qM6nb7dRUw/gpEe6pFRrdOMXc1k9rrtoLrpusoC4XYmkrtz2wyVZ3pLVz9pjttq6yS6+WVes0I1su7sLD9789mn1M8rL/pee++yrqPLl//kCL1PyUtM+2uur37rxy3mihtgvVqeP+UADKAAB0jAAhrwgAhMoAIXyMAGOvCBEIygBCdIwQpa8IIYzKAGN8jBDnrwgyAMoQhHSMISmvCEKEyhClfIwha68IUwPNxd/meizImrMZ7TFlNyeCq5ZIwhuKHhqP9cQzvgDWQtr1OVj9Q0F+eJj3ZCHBVUpBQ/gqzDG6CzhRE91aPhha54S2meLrbIKSSdJIm+2Qf0kIRFgiWleXeRHe1yk73XJWV5vSMf9tLXO9NpaHZY0l36xkiTvNAuTbCTX+oU9sXwHWwpvZJSY3h1JeLF8JKYzKQmN8nJTnryk6AMpShHScpSmvKUqEylKlfJyla68pWwjKUsZ0nLWtrylrjMpS53ycte+vKXwAwme66xCBIsQhi9ukYJhtGBAWwAmZjyCRlnSLo8ZGAE7vgADK6RKZmwS1uda+Q/roGBA7iDG+NAQaa2FJHRKQQfNOCGO9wxgHMgAFOuUSMZU2f/v4LkYRzzdAc58NFNIkrTLnKsnUKcQY6AksMemtIewqp4xDz+biF5qERAK+GMdSbJFk9RCyCRp5BrtMKhEMVnj/6BFbuoMXrVOggKiuBQdXKKLmpKmf9A+s2FOCMcDs0DAoixCHbcM5oi2wfC3pEk1/EQoxqdJzmeAQEaUKABF0DANbpAAmJwM1Lqu55N8pkbXXjDIQx16DY4kAB3dCAD99hAPFxAg2dGqnfMA137XsHULeahoVKlB2APIA59EKED7hjFEVCAgGIu4quOWgtP63fWiOADsAKtxwDmyQ1xbCMe8nSHP+qxgUqIIBEQMAekfAScKCrkn+74h0Cfsdlz/2KABFEV6DZAEAC3giCljwoibiiSVtlO1QGcFQcJMEsOEsTTHdgYB3AbFUfgTOSvsf3HVGvLjdsyd7kOJeirNJtc3Ko1txyFVT0SwVkMbIOm86wECeArUHGWKhHzEIBD1xvQRJBXqvd4FQBM4IKAxsAEAAgoAQRAAIfO41UBjbCEJ0yOAIcKHRhWyIQ3LGFyPBhU3fAGCu7xjhkghMMoFqiFPdWPCEiAGx0YxwbYgQ6DRFi2KY7viju1j3IGtAAVKHFBAioQCeO4wzsuIwbaGtAPYAAf+iAIkY88Tyo7GFT9eAAFJHwADUCgBgOZ8o2LTGQVh6ofIWDAhAtQhjBXmf/Kbq6yQD/8KQOsgwgi2HCcyfzmI59KHt7gwAcmvGc48xlV/cBHDcw5Zj8b2tGn6kYJNGDkQz96ytxgAlNI1Q8LTKDRU4b0lBPAATqLih/sUECe+xwRESgAeqECBzr48Q97zAMDLGA1RBgQgk1/Kh3oADY/+NENc7yAGtmViAcMANlOnYMfzz6HsLvxgE9PxNX7oPWn+CEMbvMDHeDo9j7wLBF3LNseNf7UrGct7XXboxsNOEFEKBCBfswaVOZAR76/He5vyyMfvH3IBCywD3Zf2NvdZjc/7OGNNCcbIdxIwQIKnu90HPzZs+52wtGxjwuQ4wMQZ0AF5tGNb/NbVMHS1rfCE36OfjzjAhnQAANcEAMCqKABC6gHOwwQ7HZrO1QYrzi70/HtdNijGfqQAQm2QQIZlDjjJlc5qdYNbW+DO+GyLnqw+73udGAcHKVqt7B9nnKvf3vfUH+2xn9+6mhbnduylrXZ0/72dZtq7Vc3ecIRDm1hqzzf+T7V0Affd4xXXeVRNzmq9o51xvO9516PfKrOTnjEGx7cVLf75PMOdaiv/fPhZpXj1W7yryv83q2yPLBlLXShR/4cr6K81vm97qynO1Z0/zzCbVV0wxseVQEBACH5BAUDAP8ALKkB/ADwAAkChzo6RMTEx0JCTDY6SD0/TEtNVG5veC4xPLq6xJqapIqOlLa2vCYqNFhcaKSkrHZ4hDIyPJaYoHp6hOLi5GZmbL6+xH5/id7e5Orq7KystFJSYNra3LCyuPDy9M7O1Obm5BISJPb29NbW1Obm7MrKzHR0fJqepKqqrJKSnEZKVO7u7NLS1CAkNNLW1GpufDIuNDIyNIKGjI6SnIaGjxoeJTU2PNbW3I6OlBYWHCImJDY2RHyIjKqg5HhynDxIODAkKHiEoPr86EwySP76+BYaKNLGuHiEeFpKbEYydMDIsMK6sJKUhBokKCRGRFpYUHJgeHBo4NDo7MbgQB4aGCQcINbG1AgcKIqGkPro7NbozB4mKGKEhCQkGCAUGD4yWHAigNb44LiUjPTQ2FqojHyauGqo5HBWqJKQqPL40MzEzKSioNzk5KrwwCTGgLiwqKCWhMza2EYURGJkbBwkGMTMxLzIxPD88FpUaPz0+LS0bDI+MCIwSEZIeOj48MKuuCIiSHSEjBYwODI+WBQiGMagKCoqxOLIzGZcbIaEfDxCYKCIlDxOVEY+GCwsIISgkBIaKBwcbIaIoGJ6rBocGCIWQMK0mEpIPHhsgN7s5HSakFpchOLYwOTQmJqOvNjQ9K60lMDI2GZghCQIKPr06CYgOISSgGp4hKCiwJKisGpukDJMRIaAoJqiiGxgVGhkZFxyhPLozLDQxCAgCBxGFOSgqHBoJBwwEKrQlGrGKNLWvFpkYDAYKN7o+MZAgPb8+CpwgGriqDAsDBQWDIaKkCYiKB4aKIJ+kJKGlBYcQJa0jHy2oCpGdHyoZGxObA5GWLjQ8JqUZJrQ1IJWbMzG4Cw0KOTwoIZyjKS0tIiAkDAmRHB6XPr++C4qMMDYxH56tPr69IKCjCYmPPr6/C4uLP7+/CouNB4eLCoqLBIWJCYmLB4eFBYWJB4iJBoaLIqKjBoaJB4eHCYmNCIiJBIWLCIiLC4uNBYWLIKClCoqNB4iLCYmJCouLIqKlB4eJP7+9AAAAAj/AP8JHEiwoMGDCBMqXMiwocOHECNKnEjRYD94FzMmhMexI7yKIEOKHEmypMmKHjtuzIjx48mXMGPKnFmS5UWXB1NypMmzp8+fMVNeXNlyKNCjSJMqVaiz6c6lUKNK9Vm0qk2cU7Nq3UrRaVOuYMOKzXm1LNaxaNNm9aq2rdupVs++nUuX59e6ePPq3cu3r9+/gAMLHky4sOHDiBMrXsy4sePHkCNLnky5suXLmDNr3sy5s+fPoEOLHk26tOnTqFOrXs26tevXsGPLnk27tu3buHPr3s27t+/fwIMLH068uPHjyJMr/3v3YNnleONu1Am9bnOLVqvTlY7wuva5HM3a//zO1yt18nrFZ0ef13xK9uXNwmd+fn7f5/bz69/Pv7///wAGKOCABBZo4IEIJqjgggw26OCDEEYo4YQUVmjhhRhmqOGGHHbo4YcghijiiCSWaOKJKKao4oostujiizDGKOOMNNZo44045qjjjjz26OOPQAYp5JBEFmnkkUgmqeSSTDbp5JNQRinllFRWaeWVWGZ5IX451eeidwRx6aKYBYG5opkCXSXXi2o6laNO4r3JknlvdqTemjWy9SOZPKKp5Z+ABirooIQWauihiCaq6KKMNuroo5BGKumklFZq6aWYZqrpppx26umnoIYq6qiklmrqqaimquqqrLbq6quwxv8q66y01mrrrbjmquuuvPbq66/ABivssMQWa+yxyCar7LLMNuvss9BGK+201FZr7bXYZqvtttx26+234IYrbqwqQdRSjOea+9SXdj40J4wtfVRumTu1i+65GDkn700xDuXRQu0a1aJKLBEl77r31vuvvTgWjC+/OCq8bsB4spmvWQdXLGNTAvdYFcIe25nvuCSXbPLJKKes8sost+zyyzDHLPP</text:p>
      <text:p text:style-name="Standard">MNNds880456zzzjz37PPPQAct9NBEF2300UgnrfTSTDft9NNQRy311FRXzeu8DqX7otZZg3zmv11D/KVGGmHXzz83nZ3wwV3+E57GJ/pbdkI3fdTx1xlX/LbbXo//fXFRaGNt48IK302j3CMHrvCNKnG8L9zwtgkknEF+DLnVmGeu+eacd+7556CHLvropJdu+umop6766qy37vrrsMcu++y012777bjnrvvuvPfu+++//fDOOl2cIyQ3NaCwBgo6cBPkDy5MQA4GJaQTJD3ghEDONjOwEGQ8MYhDDjko4AMDkMTwMz45/MTz/RXrD0NKkMQMs37736v/D/s5fMh1Q4IzSPrIsT9+zM9D4YnI3BASD/gJpH0v6EcX6PGCDNXtcgJ5z0PeMYAYcOAB9ajHC4qBg2L8gEIOMxzfHqe2h6BDAh0gxwgM0A8IzMADM4BAPShEOH2tEIMEmYf6/8gRAnCswwUXIMcEDJAObnQBBJNwHoP+pkKCAK6KCGmHDMYnDgugAxzfIIc4ZkCDAwxjAzdo3hQlprfG9S0hWuQiOEAwRPahwwDSW6L7IJTCxi0wIkRAARe9WEd+gAAc4huj9SK0MH8FECJE2KIY52i/8fEDHZVkn/ceREWcXBGIBYnjP7pIx/uV0pLEgJAbLygxihDhBgIRByUJaMdM8mOTEhJZwUByAxbIQCDkGAYNbkBLfrzyfqnkoZcoYgMH2ACYNsjACgbigQh4oJi4lBCfJLI+YHbTm+Mr4B5L9AIAVDAh31wfAcG5oh/QgAVU6McJD5LOb+4vnCmiBwEyMP+ECczgAPI0SD3xec91oqgfFtDe+EjQgHf0jyADNag9T8SOhKoTAxaIxzogSlB7TtRE8hAAB9RJRAcMQAE9kocGAkBSctAhDT06Rz8osIGWGjRH+zhHOmggAQy0lEf42Mc+6BEPBSj0ozfaBzdymgMIOICkFBFHDFooonModR/4kEcB6qBOinRAAvkwUU7rYVVz0PSeFNkABehhonOUw6rcSIc5LKACkASgAPI40TnGYdVz5OAACbhpRCKAD+OdCKt8zaoAEJDWte4jRTktB1/lcdaIkIOwOcCHipZq1XTQ4wEYiAgHCCCPckgRRYgNag7MgcSH1AGvQTUsZOGqUxqbrFSwBhGHAwBAhaAulUVYFeo5ZHoAfoT2IOIIQAPMQQ/h5rRFSnWrVeVBhAMYwAF1WIENPPDBAbSDHcM1rVJd5Fa+XrW2OAABCNYBAhy8Qx/Dzal8NeuisVoVH+blxjiWylmh8veqMZJvf/sL16vG9q0zWqpvg4vfvr71qvyl0XknzA3x9pe+NjoHWQ0sX7iadkcP/q+CH8uigAAAIfkEBQQA/wAsqQHOAiMAMQCHpqasoqKsqqqw2trcUFBYdXWAdnqEEhYkHh8kbnJ8srK8MTM84uLkhoaPkpKc3t7ktra8l5mhEhIkenqE8PL0QUJMrrC0NjdA9vb0bm50jo6U1tbUzs7Ump6k0tLUUlJkfoCMGhokZmZsGh4kWl5sIiYk6urs0tbUfn6EFhYsjpKcGhosysrMbG58Oj5MIiIsJiYkJiYsHiItSEpUwsLE7u7sSk5U1tbcIiY0Lio0NjpMHh4s5ubpgoKMKio0VlpkOjhAvr7EgoaMurrExsbMio6UMjI0NjI8Ki40Gh4sJio0Mi40YmRoLh4c3NC8ZFxwJBww6PCgkpyMdGx4TFpcHjIsbHRcgG6MkqqckqLEcGCMrqzsioigJi5MfqKokpigHCgkioyAiL6oIB4M5OTcUjJgjlaMIlJIyMq0dLDoBhYorJ6wJj44JsqAbHx4wtzE3Nb0foKgeGBo+vToJBwg3PjgvLqwzuBA4tLY6qCwxM7QbH60dHRwpp6YioaQuIzI3OjM1ujsFhwgjoiQKDQ0fmwoPCAs4uzk/PT4oqqYWk5c7vTozNDIbHSUJiIgZGR4rLq0loKQZHR4aGBY+v74WlpQ4uj4/vr4xMTYPCxAop64IiJ0DhAgPDowbIp4uqjAzMTQmI6cioCQJh5IhHiErqjMusrEjJyoDBYMpp7MzkCAuJ60+ujs9OjMgn6Q3uTkDCYcUlQ8cE50+vzoUk6AMC4sQEBAUhRIdOasDAYslpiwin5korioLgws7ujgioi4zqAw9NDYuKB4DBxIqNLU3MbkgHiYEBwgEhAwiJCglo6E6NCY9PjQoqq4fo6QfmzktLqwMDDItLKcbGBworLM9vz4uLbQMHqAinK0fiKA7vzwUkJQiLBsrLbMdMosyqzIQDZI7uT0tvLADDgsttKUcFawYLCUUkQYwtLwPDYUJjQMknKMLDIgIiIcLi48JiY0/v78/v70ioqUIiIkKi4sioqMFhYkKiosJi4sLi40FhYcJiY8+vr0+vr8KiYsAAAACP8A/wkcSPDfvRASVuQoyLChw4H5Ljhg4GBBvocYH8ZowQDeoQL+Moos+KIHBnjwGuAYyfJfDCH9UDrwcaSlyBfy4P2DJ2+lzYw4dfJ88TPju5wC5b27ULSp06dQCS6hI+jFkqgMBV0QAqGAxRwh7IW4CFUCCgrwGCRAsKCBhwZL3EFNkRMehh72MjxI2yJGvrBjf6Y4hbJfDwk9YvZrkGSBvBsaLpBluUKDzn4gJDRAyTPvXrUxbKZwINDwAaQ8JcCEd0kI0aeahTZIsRmlUqwED2zeeRu3wNNC5b0eqQGHCoGU5CU5njQF86I3AJwQCC+6h4EcInBwypl6d+86GR7/GY/xO+fwO1EyvJcEhwwEkwt+T49+vsB7FSz0Y9BgwYsFvsUAwkkocfDDDvE9FQMKBKJkQg9KCILVCxUocJ5dAegwSFQ5zEMAEeDBw4IeUbETAwIiDBAiek75QE8MSUxgQohY3UPPPO8UgcFA6kWVj43/AcCiU/0IgYBAOdBTCwI2BIEVBRPsMBA9LqKoIlQDiDDcP/TkEIMMINQAFQ0EzFOQjfPkE8GQNkXgQ2gE2ejDPDMM4dQAj8xDD0O12GhlUfC4WUKCArkYwwsG8PCTArbIQM89Dj0KYwsPtGTKNmAk+dCj9MAwwgdEsFlQPwAAIcM9NmLUJarwyXOIQ/3QVUDCDi88Suh6nJbQCyEtBEDDDTdwYEEBLqyAQAxd7jlSki7ic6I9+kgggT72jACDjX0+2lKS9+TDqY3f2ngPEpAWJe6PP9biIrN9QsXto+Q+2m5DAQEAIfkEBQMA/wAsAADMAgECWACHa4Cseqm8m3ViqLvJlrLEqXxpNiclTIunUFJSdneCvczMWiokKDZcblk7NVFgvK6n29zdLTRAYkMktZZ06OjrQ3GGEhQiaG1uioqUiai9Tj4uxcnJJlVny8SyR1JklJafTigkKUVdaoeiu6Z7JSdLU2Z7qpB1YnecZ1EoQkNMw6+VzLymfGpUd5etuLu/aWNfHR4jn6OsuaiSnox6zMvCi29cQl5zKTQ0QScmMEFJrsbMSIGcOF1stsTKR32Sa3eTiWZUeoKRX2BoJTVOQnyTXUUpm4FmTnaUGRkkUJSzKiYkeGRSqrC4SGB1jJOeLC0ym7PGJSspqauneqC4bFJMys7MjIJohYePh4eDzsrMzMXBgoKMWm2PbpKsdmpU7/HxMkVUxbqr9vb0ysrMTTQnWz0ktZ+AP2J0KiYsUpq0dqe8YXaJSpK0NjQwdmJE+vr8VHCIUp68tJqEMkpMIiUtyr7EPmp0Tpq8Yko0Vpq8NjdBspJ0z8/UJiItNjpMNjI80s7MOjo8ChgM8sC0GihIHFJk2LCEhmIkHkocXsgwNq7I3MTA0sTwLCzISi50QlBECjAsTiwMhEYwdIAkvryEKFJYWKDsXmIkgKqcOCxIdEaEHhpI9vLM+v74mnJM7IJctIIgLHQgzoJ8NkqAMh5IwJRwgK54nHSkHkpE2KjQyM40DEpkPnRQcGIQLHTcLoSMdErUKAosEnR8XJq4CgYcxPK0SIRwvqjoyDSAShBImniEGhwMCh50yILcyNzgoOy07PKQLGiMtI5QTq54VqrAoLDw2tz0/ProgKTsOHB4KBocdBzI0tywgJbMuMqsYkYMtoKkckYgFsiARGCIXoC8ambUuoZ4hnbUeq7QJEqEKCgMWL7IaoDouLB4ytSEGiocVprQal6QXuawuNzQUKCcuMTwSlAYmLDYoLqAdBx0mL7IChJIgMLIOjZEOjY8JiIkIiYkztLMJiYs/v78UprEJiY0zs7MIiIcIiYcJiIc/v70JiYcJiYkUpq8IiIkAAAACP8A/wkcSLCgwYMIEypcyLChw4cQI0qcSLGixYsYM2rcyJHjEyQgn3QcSbKkyZMoU6pcybKly5cKDUT4AOFDBAMwc+rcybOnz59Ag5KM8mNQJwoJougRyrSp06dQo0oV2ieImHmdrvTR426q169gw4od67TelTfz5jmJ8Gcp2bdw48qdS9eg2bTzMGztWrev37+AA6+shwGvXq5uBStezLixY3lX0v67Uo+r48uYM2sGS1gyhnruEm8eTbq06ZSQPdMJfbq169ewHdIpPO/f5yd0kPhrE7u379+bO9fGgETPFRcJIjx5AiMk8OfQo7+9O9xCkC9vICRA8ucKnys3pYv/H08+qHDbFmi/wWLhAoR52usxd16+vv37I1MPh0FbTJBYZ6W1BQy2QYCBHiLhp+CCDDZ03hUwOJHWG1tYEFlaGFjwz3vaycNXgyCGuOBsniEh4TxvBGGhYRZsgdY8V9DRjmgi1mgjdNRNxt+E7NGG3j+GVfbhjUQW+dp5xJ0oRoUX/ogXZZYZKeWUo+ln244o/tdkhkAOBxqNVIYpJmBIEvLBhBhEWKKPGKwG5phwxvkWibVBEMMiktkJQSe1VfEBH54JKeeghIqVo0B4IZqoosO5WeijkPqkB1sFncfoQIt26WWUkXbqqUrM0QEDHQn+Q+dEbbL26aqsepQCE28Y/4NBBGjwdmhEn3Ha6q68RlTPdXiN4QGpluLqaK/IJquQPFh8gdc8X2xRDxI+SpTrkJKGpi1igSCmRxvbdhsuYqHpQS63XLkj7rnqsotYG+uuO+629LoLr7v1rnuvvPi6++286Obbr7jtChxavN8GMmO9+wbsMMIG68EvwBFPfC7EEjt8sLv8EtztwhlXfO699ZacbsgPa5wxyStjHDHLB7uz8bYsw1uwO0+k8IBkAokRgx/VGhuxyRjHS7HL3z6xyz0wmEyvOyA7Ta7U5Ubdr7YFX611yRZTbTXV7Lb79dZa6zG206GdfTbZYJu8dttsxy212XKH/Xbdbac99Yx30/87Nt1PRz0j4Hr8EYEHWtSG6Rhj8IyrkHhHrjfXzCkDAz+YZ475O5vDo/nmmnPOOeaefw46PKObnvrnnveR+eir8xO76ay7LjvtoN8e+uu4m94677vLXnrutMOuO+nHw+756quXbjzzwB/Pz/LAN3+78cHrPjvxqXf/+ezgg+696tFP3/v5xOcu+vWnY+856uXvPjz34iPP+vXwyPOO5UJAUNCzqELC99CXvPhVT33E8wcMYLALefjDgQ7kBx2mZ7sJ0uEdFpQgBiVIQdlB8IEPzN875KFBePQBdRm8oAo96LkV5q+FG8yfPzRoQQxu8IGjS+ENIzjBF26whi88oRD/TYjCd5iQH/JAnQ8vGMT88eOEMYQiE0/IwRbyA4dIhOELkfjDH2pQfynkYAhLmMQoHjGJJ0RjE12XRDWWcYIhpGIPPwjBJrqRiCWUoxHlSMMrJrGKEKyhIDkIR/2pcYg7nKEKvUjENBKxjU3kIiQNOcI+CtKLIwRhG0P4xwy6roaGdOIn4bHABFDAII6DSJoWOUhWWlKMnbThCufIyUceUYH/uNwAOUc978WOl+Yb4Pu2tz7NzVB66xtfAeU3vWTGr5jsS9/5jik9ZM6vmryDpudmCD1qDtB+y4Qm9DBHzXGSE5m9g+bulKnM9GFPe+7MHjyph7t2RjN6zjxnL9/X/0x55u6avvyn7vgJTM2Nygli0AiE0vlNaW6vfvH03D0GcsWK8lN45lNiRo1oxPrNcIa9JB1HNTpM+E2vjBrtYTO3udGSdhR1JMzoSlf6Ugryk6QjzalGhYfSjsIxmCM130dLaL4eii6mSuxoFnVKU31atIozJWlFnQrSmYoUpyh8KkuHys+qVhWrLw1rSYtqUSomdaw7FStTwXrToEp1mLwbXjHZGlbh1fSrde3n+pa3U3nAIAIxUJxF3nAFJETwrDP1qlCfOlSQ1hSr5uOcPyiKRA9yboJcfGLmXFdJzPHwpJ697Elh6tnQehBzEyxmTGEX05hy1rWl1Ww/X7vZ2P9yFniwNV1rUUu81WYTsyTsbEw3pz/QqXSGu+VmbIs7XOByLrigsx1zT9vBzBa3kpd9bm0rqzvacte72h1heHfbWemOrri6861tTUvCB2LOdtytbHkzB13pEpe4nHOdDDlI1B6al7ur/SNsOyvc0SH3fX+Er2bhpwwEuECwFPlCAnTZ2dtB977Une56NTtfDouRol+9XYjfytF1pvV4Z33s6KxI0sOuNapuXfFiFfvVw0bQqzzUqehc6kMrZo7GFQ1xOV+XVN4iNsUYTalWxVpRYI54o1dVK1qDLFOQHralNEUrk/GIWCZuecVM5iqMWcrjqAI1e+6TslLdulgy+7H/fmDG4+3g4Q8k9A/CEoHAC2DQVTGS1bFaTvFN2yzTzU1UIPXDLPvCa2FCz0/InwswMIs5OgUXb5m8KyN6S/vLTf+SgObTcOpsN9RG09e0lUypUkmHXnNWlp6tjp6lMevL6yI1dRfe7vGgy85objqz3FNvNT99Ok/Ll7vnbTSj6Xve9SmWzFe2JxK9mc9Yx7SqRjVdVaenwOtYZAMeEGCzs3lqYK9uuHBep+yYeEWKzhGjcxxrtrFbXCgOOLg/DfETWRxDKk8xq0u0aQxlDEKLfrbPLGXijYOc4yR/+dT7VSSbqZdrKurX4ACHIvxQOtNC4pTdRnyjTFmaao3Dcpj+/1UyHtkd75eafOUWDbmqubxHLQb3fWZl8k8D7We0tna80uNjCG+YOZhvEdtUfq9x/ehNKGIOBk84U0U+gIYcivWPBcexFjnq8Sry0YnGpKxkyZ3f6A36om6+KKNdN2RMY/OeDzUp+dId3FyXe7grvvB/Z4zObOqP51Nt5+yoqeDY2R2er6s38uROP1djD3quxjTeTRs6dKeu7dSFr/fgq/naMlrMNS7127N7QO3eE7Ud9eaP+Yt6fsAgBQ+eiJ5hoFz6zV2awn68iKk8WURT860bzfZtb3tUcl9cqldtpkq1KHCVh1mD0y5hv1V63JHr+Mg7rmJYNbxYo25xeJxPvP9Mjbr8mm/O+znvMsa7b330JtX7WE67itvqcfPTleeAzmv9tUz++A+8rcOjXtdFX2D1U8knVUNFfSWmOUh2cwv4dC/wHhExDx8QBTBAQtBmZY0VS1u1cG72ZJqTRIf2D56FXEonXsi0fBn1R+83WrcTfjO0d9GlOZaWa3WndHPmUIu2a8UHYLr1XM5TQH2GRbm2Pi8XVvM2gDPIO7T2PbtFPMQ3edpUXXhXd0DHYfd2guimOrlFXgKIa6bVhCHYa/Vjd8/Vg15mRZA2bpOXWtaFg7GlTkn1hAbIgKJTSqcEEQ8ABsrghsfWW/i0heInW4qXSdD3Dr1HgtT0ZD22O8T/R13kBoBFF1VXhn2WuGWRFXwVpYLMx2M5tXN6VX6YdVvc9YEsOECHN3I2pYnUU2YpBn99xm5qiGKpp4oaNWLz11IjdYSeWFIcR0RBRVVa9XWUCFmcSGyJB4RjtmoAiIQTt0GvllN2CIwCdkUw8AP+4xA9gABIUDpHZlYaV4sox3A8d1GT2G6Idk4eVnbnJWb85H39FoTJplyjRoO3N1wKZmwVBImOaFm8U4OomDqKZnqh12T4tG/251MMl0xSCDzwI1zphWbU1T0XJnKf1oOeV0ABFVtjaEDK5pHUpGGkuGgDNojPE2XVJ4vXI4Cttz6WJ4go2Dmz81OmR2So1RyI/4NnBvEGMdAOSJB9+GhAJRmCcJeRQzV2ichfp3iMHVl2w6ZZY1SHLRdoOyRoyldWfcZLn6hVLcWCRCdx8mZgi0VumtN17MaF0kRW6qdqWZRlfoZ0Y/RxiRU6+6VwLqWSAZeXPZVVXyV0B4eEHfdcoGd972hmACdzCllhH3k62tdjMuaYNNeCOOeNO5Q6EfdUY/cO74AET4ABebiTGyAEC4Q8bMdYM+aBJ9VYK6hIWtVannNtFJWZ8HRU23RlsEh082M8JvUOSqCZ/bRr6UNetOMP8KBo/YQGyDk9+CCPESlOtNN5v0lq0AUPdFZq78RweDWOMShN1OkPjpVE8BAF8v+ABpgTBVFQey/Yd7/2PXVYQJY2g5EHhgf0TMmDbu5HlLVGeZB3aZnVgfI3iranV+tZPpM3iDn4kKazj5+jDBYQAT8QA3UAAXzABw/wA4EAEv4wV9/EferGhbMzgMrVWBQ1PKWDdPQ0n/xoV2P1dxn6ag6kgVRWm6p5mcdEnN4ZQdNDnTm6Y51kmAY3o37UilBWUOq4ZKRVeeP2Ty4HUyFEZ7z0PsSZo/vAQZW2eAqZneanpFPGly4ob/7Ge2rJi9NnmlU1drL4l5AVlVmWfrkjbApGYlY0QgAYjgE3mFuViVAFlr8JaJ6jDEggCBYQqIGKBLRnpSL2WUDGmkeXY0P/WInIg3dJaYj6dWF5l4D+p0Q/x12/lwNHcAA74ABiWW4pGj0xNUGC2KKa+T5BmF5GSHnx1T2vqVqcwwFqkAUjgAI6SkUalnC5iKlyZ5mkQwJwMAAbkAUr8AK9uXrwYAMEkAUTUAQitZgYhndc9l+89jmPuGzIFmn5xF7Bgz2r5VwQJU32dU9bqF0waqIPuJKMmZ66lZY4mI8sxD5FKFIVqaOaWVVTqleAJJEA1q22d65YaKkjGEx6xW+bdq1/KJMuhYGSlQNEEAcH4ACllnWNyXUxV2T+wKxVMAZ8MAb2wDhaUAcPUAMa8AT5oJY1VX13Sksl+Ge3wwFTMAa3qnYN/9t4AZY7LTdnQyACCkADIbsCLOAAGbABZoAHmcOsgDABEjCJoMiaQOqQVzeLZ/eLbJaGXRpjxpiaU8WVCHdybumJO5ekGZk5ZrlSN6eL+aaLANd9NSVaCEilGMhbB+lYrCY+CIh1Xst0rMhUKhhXkdq1sXqgMdp8sLRdvvkOroMGSsAPYLADdzCxI9S4GOiNKRtMvvWESUsA/5AFjMM4WRC6VVAFNDABVFCdLgmwpqdN48NLDkSrVXCr+5B9kIhX5adl7LNFwjoA8RAGRvACWPACJTAAY7ACXuBHzDoGTHtC6DmRCaqiZaRruteqFJmM+MmuuiZq6fOr6UlvG2la5f8KOnMLZC41m8dzTCPpphlGluYrhvwIVx2ltcBzQUlmjwT2qv5ovQYaazsGjYjobu8FUzVFrwZkmWLlOlFwAwocASRwAxGQAxAcBeekXMWlo3ylZsDIrP/wADNwBVhwBR/ABD1AA4yzAWEABAZAuLHoaE2mtypVwbRqDyPQChcYq2OFhbilbHPLnCHQAia8BBikDEpAtEZbBODJrPawB9A6VXErozKlXrfbcV3at9/3YiXFppK5WJOqqLbIlVjbiwLapr11dhllOzdFp6sIxp3ogsCERx+lhCLUke01WjKWX237gUE6fitLpoRmnCUqdiQqPlOJmL5aYr82Q5VwAEn/sAMVkARpcAAH0A8HUAnvUHWaEwXBUAEOQAfUeU3vWXQa/Kwt+g19GAIi0ANV8A9hUAMGcFSufGzzlWriiz9CBbu3ekxKZTvHJ8VcVVdsd4o8kAF8MAISEAVTGgVo0Af3QAcSrJnJy7QPqHhw6I8xRsD3u4PjBE3o9lrEVpP41ZboxJD1GJOoRpQLxn6WSo+FWME7eHvqJF+b9oj86jt0jDwqeUybtnEAFXQDNJKIh145C2whio4k6DwP6WPYlGxgOI5G5A8OoMiMnAZ5AMmSDKp0Vl</text:p>
      <text:p text:style-name="Standard">HyAAY+UNH4028F52X8EMpNi0R9EAWeEwXMmgU0oALRsMNV9tIEdWXbRpsx/1yzo9ZWRWnOA+WIy0oApSsBT7CurMaxz/oO+FC4eDxo8LyCcqlyImdl2pnHZ9xiVklQprlFKhiXbEvHoJi//MliqshT/AaMsPjUhAmzbalE9gZN9HuS0TeH/eSOROXEzQh/5Ltk1UjQ84qBF6ZYLJexJWZgRnRBj3sAR1ABkEwEie0A93DUJOQ6DgC5aVABEWDSOgqvqMWxeyABt0g6/sADBKAFWmAEIIA6mnlCqJu4mNObpWbaD2RB3omvNY0C++CdnNO4StCbrktn1IldiGjUUYpGwhPb8tC4Z0AAVfCs+2pXBvvMZbA5aEBCdECcvllcrJ2eeOVhuIdAu7St6f8WO/5shRjlrZQmW9iMv607aGloVtrtTCEHUYp5as7pa/fkdIpJf4TrskQpd/fm1hlpefFl3vVKZByVlAedfSZlO/aEbt4XBQ5QARXAAxVwBDwg4RWQDNNABBEO4TwQAdv00EnQD0ngAzzgAE8gDynbi7bzzEUwdqFDAlwwACuNq1dk2ut2O+cpOw/4QPLAa/nQh0iURLaMAkfN251cUEb0DdPduJz8PpiFy9NjqpW1scjNtNw2Q/eAPJxD1E17ot4pwUmU20qldjvti1WtVrcLmCyGUuwNjIPWXjLdlWmXtW27c+J9btEFgD2qomU8VmIGf4M81pNYZBiZy4gHpuT/hJo31aOQxsV6qn5D95phl46YWzr7iN9q3YJieQONDMn/wAY74ANJwAaQ/MiQHAdEkAOikwM7EAdp0A8iXtHiaWq31tNJ3OUp7mxEWwVCW3UXndEiQKyeqwUyUANkoGjzQwJNEAM9MAZZYA/ETgUG4A813QpATgc9zDhm0AAmqOwZ4ALOvgEyQAX54I0k8AMKILQhEASovAItMAX2UAUhS8I0QAObTau2SuN0kNJFHXMRcALCTgMuIAAaQHY765IROa016ZQG6t/jKj44Gjza+83y3JCdM35gKlfOC0xBqUya12q+JZ+PJ8CeNdZr9rX4TGQwed5Vmmw5bWrotHBw/+RudozgzzN5gjjeshMBna7Yd+ADFcAGpi6xOxDilI05aJADot4PccD0/bADIZCqWYZrLO7iHBYFDAAACtABAgACmUMCR+ACKh26WVAFEyoDDaDbc+YAPvy5JfwPAoAD1K4GMowC31DSPasAfID2SrBNEXDKNPDsY6AFG9ABRqABjcsPJAAAPbACTjAF8l68pjAFxUq6IOvsTIvvt3pF76DZEmDITQAFG0ADHasFKs33vmmc5yXoZ7WXYXuVzzaMVI2xw6OaY9vZnEjHCSdU13qdAdyrvw+naRyP4qh8MfZuQwqI/stp17aJu/fGa07GW/eOak77CrlOSQlOq1rI9/835lEwBA7sABXuAA4QDGBA/sEg/mdQ4TZgAw6QAw/sAETwD7CeBneQBqluj6WVVZ2P3JsNEPzgvRsIj99BfiROKOhQAIQSeRFO9NhA40ENIUJauPiXRUWDJ+/4oVHiIEOWMRtMLPFwIYiUGjjecVBDYwSKd+8U9qiiYokSfnT4RQCgwN4KEy+EZHBRpYOnXN/6MOCyQYsLZyaK5PghBAyVEwO0yFiCAIGGJzSz3Nw30AaBMRMkCHwnrwmBKjRkYEzAZMNaFPIQ+uNHuKBIkfwS10WYGKFiwQflIX7MbzLCPpIVV86cOLJioSIjC3aMcPTizZQPlnZsEJ48g0IJy5b/R/hxZ8kihVaGLHrz6selc1vmnblx4c2w6cZGbvDga8KGC3/e7Jw48NS9+eEWjvugcd6rSSOXbtDfP/TIRRLO/Hpg5NKXH48+GOHMnX9p0tyJwz9JmvySoKeffpLIg0ACk+gnjSTu0O+ACkJ4QiB4pIvuMcLeiksCghy7kI4SBqhCLnnoaGKAMVYAwoDn4AmhBQVoMKGM1V5UQAs58IhCqCiiQAgemqq4KaGw7PFJCTQUU2gAGswogg5/3qHDBijGkKGBKBkAoIcsOhAAhIHyUQyetzbYg0Z44LmHpjFGwDLNt0YsgiB/Kpligw5ikqcPeLS88Us6rKNPIOSEco0g/9g6lG05ggRKtCBCLXT0MNcYtU5SC2sjL1JCDX1UOToahYe734R7rsNKFx0TVT4JhdTQ5eiiDdPmYnUu0eSwS20g3jwMitDMLizPVWIrLajVQ5MliE9RCb0NMn7uQe8fyQwSjNfEIB1o0VEp7dCfCCro5x/++okDwX7uIDANdJPIjz9140CPiByUiWKfyjwb07gp8ZpgTnzoog6eEGn4l58QAMAzphb9kcekKlZw4x00QOzIjLlsQ7QgmmxCAUQmVTRANCU4uFMGN9K0TKeJ8hx5k6LscbMPoAZ7i4Y9JNinUQ4CEBIFfHLScAIaE4KDyS9Xg+cbHjJoUoIo1tuUvf/gtjvuOsc+8248xkr9Db7fEAr16saoAxsz4BxTrbpJY12UsK65/rGyz1S7DLHIwMuXbspIm4xXZQ3dmLjoNFU1O+uu6+wyUuvy7biuH38WMdoqjW5a9ZB7jq7hwtPsR3huqCCJOBTsJw91zR13v3P3u4M/Bs91Nwkeeqwryj5Eg3RzkYbmEPBCCQpxxLnidLItkdKERyEXaEg6YTxZYFEeoKJQomYg1ZAZhSag2CCMFf0ZKKeCjQBTseuV6L6hBeQhYUsaHIKIV+vPIADnuRBic4RWlAk0TrlE60VVoEQDrocZP6nADaYJj3mKJSpU/epCxhKVcmbTNkqBajrJm07/bAYnLEddUFsCQZas0parsF3LUr/iFbNCRSkWNitZlmrUrFz1KGd953O5QsytqmYZ6YQmKBE01g0pCMNkPYqIjsLO2s6Tns3tC1raYpW3umWZJ5zBXdOaFrrGxUUw/iNBR8hBmoRjm82MjVBDmxPnsEOCNeggfiCoBxeQBoJTkedEBiuCP3ompAa8QwmoEY0ffTYCLECBBitg2GN2sgIW1Ow6ACyCEt6HJwHgAI2beUsWAmgemmzvGwTp5L8I0jQ+yCVJK1teUSA5NcN5RiS48dve0Ia3E0IOhbl0ltp0+Tlfqk0+2jmICCU4qQ5B64eN8tzKxAMc8GRtOKzJTtq4/7VE6YBmU4dCWx51OcvsgHM+OvSNNK3WQxke84nUGlurNveeZ16HgY9J0xN4wIYwivEAOzgAfvLZxX4cwAEGqQs3//arYlotTjmLlcPMsxMvgQCiAhgZ2w7SND6+42ZaaUutIBXKMPzDKl+KAkEL8z4FZCGfVajCGDJKgmooIAxL4JVhYHOzACavZ20KDCnhQjTFdC8LKp3WGFDCB6OugKbz/M2wZnisVKWzIBZkoauqyCmpLYpbnUIVDg8FqxGOqmrB/JEStyoYEDpMUg5M4ra2ySn3xBBWYSub2nYTtsWxVXMmjCtYqwrVJVIxrNRxXNgqhLkoJjNbELQiqrKFj/8c7CCfB6gdD7b4z3/kgbJPEJNJq7oY67iFAJ4EGDUR1oXoKYEUW6LEEnrIypkEADDvKJj8fCkZP6qhClmgwQZQVlJnuQi1fMjnGOxRhQ2YUiEKgKR1cFNKCTgntz/jFQDnQjARjaEK0zruGIyahRV4QTdLdCZlolk1vYHztnc7J3XiuZvx8M1qtmTcD8fTnloJLq5iNZVoknkdwppGlmSja2HlVmDldEtKxLpreZrFw9UIMZeUQU0zxblLyhSuiFSTVnrgxsQYEkdyO7xWZpJ0gzPkMwlniIBlMYse2t3gHq0xzmJNOrZ+VSFnyesqPEykjg24KSFVgaQBrMXMh2H/w2AS8EcJ1CGjhyAPOs0J0gOkYJQr5QQ07/BTGGpgFjCH+SwTQqlSpVYp6E5qp266R4V8R5DuyYgKYhZzG/AlTCImmK8lzGBUPVjEZDHLgTy23FutOMQjrtA5Aw4bZQJXq+doCoRTXmsMtcVnjzKWc8Kh8F4NvJkLBlFpbsuvCdUavP1uTFEgPmHXpItYXP23oIxdlrdOVZAQ+MBc5zoAEQ5AunNNi0ELOhCDbBCS5BkHUoQZDa8Q4jvnbCtq7xiCwmhgPp1woQda+FIfCHNAkezRBBpQAk5RwMApoyG3bbpACzawATNgaUcEeV8PXjlILftD35FabnN1WcoipCZI/zep7k/ntI8zOA1jtYmScvhxvXdUWjPmbfQvv0m2TpuKOIsGzqDoijWLGydvtTJMDSv4tatpSm/ziQ+E9eVM8ThmcTqEuXsiOFdEW9VavRr1Zc42X43DvJofl5pD20a1y3lYbD9yJ83lqRlnP0YJHiBCBW4A3HCR7otibBdlfeTZTcLW2ceiJJ1sI77lbqCAB1EfFOwhl5CoTDAk0LaXcLAPk1XBEC9QwoXUBqQA2KQVIbgTH/ExPhKUoAcRFd+mK5WQLb2yg7/yXYvUwj8o+eMt9mAokKbQEwMOEr7VFLljAW2rwVXugfplIaiqSLmjw9KtE8ShoZAVwW5OHG2GEf90Ddn2ISIuuNKHHqHRnyqqrTVRwkNPKw7HZCuSc2qC0N/qC/e2NutEHLELXk/dBGv6xNjwIFFwwAF8AIYnpCmyBgKo7HyQg5xECXjCz+FzwEOmnxaNnkMICyYNQLN8ILyFMYAZsw14MIkx+IgZ2wkZWYCoaRGpGTgscYAAcKl/KSmRaJqeiIYoQCOTqpA+qDd/ww7NGy25MKmBQ4Eo4Qc2eod7WK6IqpDm4JOzIxZ5IpXSE7GKUy/3ko+1kafsQzmm0hXvILrKmL5Tm6FmugyOI5v4KhX48DhlOq+1kbl36rHB4KtE+Qz3YiWnEzm8+hz28pusKY0XQhYLugwLwZz/u1q03Ykvs3Gjv0uMHBgdInCAG4CHcMGnLkoCIgADhhMkyxgU1Di1PJKHymu8d4iCaSCAimC8nIAHQggRQBCZzXmRxTOfwjjADIiHDpgBDaCLPhiCNVgCHJCHFLwHu8CLtysC86g2BYC3j1EUOLICV9QJatgAySu5g8Cp/KmQNUMB81ioX7Qfe/AyHMgH2+gDB8AAviMkQ/srTXsqPSO+ZgGhM+MqwIIhv3IrJGIW+qCmrkmrnHs+1Rsh64srWjG+RhkW22MOXpQmqdmh33AgELK+7Zih6YOV6bO5Qiu5qLO4W0mMdVKa18KMV5maNNK5QZGHHAiGCohIHojICvCB/4icgyhQtihStKbLR91QDCrJggeYgSvAgiv4gAHoARrQAhrwEjJ4DeAgCgXIi73IiCvoAQt0xYOgg3oIEXuggTAwghcogR8YALvrg1C6CWX8hmmoEhl5SaFAQOQyAS9oiY3IKDoQQRYImMvYDSpJpYArKJNpkwa4h168nxPMCYngEosQyhJYAyboAUpgASO6Qa8Jw5jTwU7boXLyuJ0rrKADpnAKjtOYG9oTNV5pSF8pMGWqQrpauaEjp2HSlbKCoZ00PYF5OR0ctY+7pcccOlOJjLc5OjWUPszxQNLAuY9TIWhqDLbKCWXwh8yAEoEIlMOrmU4LyPnSpk2ik83zrv/d2q0s0ALekgEqAAoeCwo6QIWJyAI+sAfv2oAq0AKtmDeESDx10C7eooGfXAGKUoZCCLwhmYzEQ5EOMAEykAwPyIAN0E574K0x6ADzAYpLgqRsmg6cCjjnoIkgO7couQs5GYwhEAEuOS4t0K6K+Ah4gAHg6Ee5IqGnIjXmUDBvpLX3WCL9Ar+pcg0NGr4fhELQoiFuQqawGhxvRLXpMKYzBLTgWxTNdBjh8Ll/zDSYRL5tkaqco6B3pL/4wL7OYTjEGqLn2xXGYhbetKrd8A2ViZrE0T0OurEU5ZQjdJYSlE7vcqmVfAAjSAElmDHsWDQ68ICN2IB/AMorMQAmTab/gZAIFEkJ31oCA7CXNXsGzkK7iUgRI0hPeYiCCOACJkgp73KBGagkoHAfV6JLuLEOXxS4AJCZVoABoHgLLfiXnZEMOnCAjTAqp5ABFiCDQNkcrRnMqxkwRqswCwPC6+s4MRyroRsm3ZEgwyEWNNLM6mAvxXG5uvm5UeU5u3E63XEsFYKqTdulu4EP54BMwNzN1HDVvfmqayxNByqm05yb54NJZ/qMJi0wm9sMqcgJQdrT54iSSFzI8LAxRNEOlckJZQQKw4CHfciH16AmZosSw/AHOoABOgAumMQWkqgZJVCGd/Cf0GiUqBklYbqOUGk8iOAH64mMUVEGbxNX+9ur/z2xFoPIHX6AARioDZXxh3zQsoeTWMaQEup5FgdNFY+yFa+SoQiaDVW70NlLsAVrrCvar7cSnM7kpSt6G+U4KHh8oETTKyRUp7p8oWkUDpN6nGzplGjcndsLK50zUQhdIWVV1YHELWlND7SCjCNbFWXx2pkVNOC42sQKjiNzQ8eyPd17PL1JnJ2rx430Icb0pl5auja8LYJyW94hsDFxOLrVlXn0nKVdjcA1rKmdnPYKw645p5QTp1q6rfprtLrhjcnFJZALPxpKR5Xj28B1zAsrLKebr1rCDjKMTAiD1SddWcbljM0AD3eSx2LltNY9jtGglSnLRjRKOmqxjVh7PP9deVtdPShtSk4OQg7laBThJcRbG1Z+bFD2uiDzgtklasffECIIqoyxa5TXOqjkhKta8T5XEz7nW5XgSp672Ve/McDZTSjjk1XvRSK+YlkWPZS/ob8JbZYVxdAVwtmXC7ArDLTQ+iAM4qupNSZMoarTE9aEXNpkrd6orVmdGzUKLRZTwyBao12nC8KtJY4Oo5aEiqLOqBzHscbdacNqIaF6VNpjtcayYSLV8JTNuSvfC63iYLVtfTwO4sVf6Rr4YqZz3aDN9MipSqjFvQ230sH28NmtLV43at6LY42fA5siPjD1utUmLSfJDUzvuK2PtMdt0hS7kRwY3Uz2Al3Atbj/IiarmbMvBv4rV6mxXWo1EWtCyClWlvvMzTE6Sem+aEU07fOwyKAaHKbW8ABDIiXf1hDSTeHMXikxbhoWCsOWDz4huImlpL3QOkZeLBaiaM2mc2UmuNKUXnGODD1iDLFBssqjDrkWU23fvhLg0Uw1bhxgy1w1DwUr0+Oz1PM0eszgDmWU/03ZoL1GBpO+EHJjK1LdeE0b+SjR2bPgFWaUblS05bg9ZjVcOPywcA1SZhtWCKpfG1KWuLIMi4VQ1bBWIJpj8R1RIZylItpJztEUDoVnsqHhhLwU7x3SM65RggLjs6GUVjHjeQKh2ZUUfhTNH2GMZZNiWwVNJ02hXe2b/1PuwgGT4lVlZp01uW305s5M2jsuLFrqSywmFZA7juQL4sTAL6eC4pcLJmONp7pSpvLiyxuyKQ8SYjca0YLM3cp0pit+luuTZKR1PGbanSZKaH98MJD2LGfBDY3RKxy7MDju5tLAry2zuSTV2zwmlLihJ+mTtHGqquH4uf9yGG/6DJuOYJTVqwntPdZLarESUQRO2dFc6ULLQcGl5ShN4j/D0aB935oulOaoRszcWTciJ3K2X448ItL4KmHW3+lz6MEtm37+yD+mFrRq7Ej+DgWeWVtGKAZbZSWdptwQLE0J3teqFA4am2bZYGjxpeO7lSC63gUjG2ZTlB4CD58Fv/9h6sJT+zBsihS/jWs0Gk05Ll1SuS/KxOAP7WcGslxCmkyT/prR/j5hZa815upWnV2KwzPPvLAaprAuPK8sdLAfqlrv7rkYtdyZpqYXSkNuwsxqHbWdnptgped80dVG469h+toSOpzRJcg31pYDu9iyArWlK48SglxeXgyHzUKDylZrvRChQzeFLBzeeFvVwGLu66XlS2dcTuD3tVBNExxOVshC85QZfe+1zpz12iGnwqpiht8J1UbhbnFhkWcK3mjBEkwl+tmYBbTXFecHZlrzON7zftVBSVLhVYyCJGL1eF5DgyCtyiEK2iWPro7gM6j+MkcUBmbkzZwWXlZvBEf/CWUU4S2srHYsfd7aPzNSWr0O4NsUFU/ZIfVhL67jvBTvvIynwgxiYAnr1ZXjIcy4uXlHop1V7WiN+jInxoXG3NvLlpNjWrIloANrCdPvvSlCbVImOyZtCKNG6Si6zPHktzlNhH4nvxUxV6Voj8yOUtZIWFHeWnqVVetaLffqvTJxwK7n0y3ifvbdTWq2NAJlU+FQ4DNqiP6l2I3mJkdrI5ehX9ZREUU9bHEgozUWHUd2P0ZH4f5QjTM6sNrc+Q2s5ZjrGJ+qSUNmS2mVrbriR3vmkxXbYCZyINden1ubjnzw0r6aJ9ecZQmnCXZs4ls6azUnbSZ1m77eCt+VWAFx/3FKeMosLPN+2YZSZEke8t4jVwQfTXCvGnakcUzjbM6kP7MGXf8SVe5uJl/dOC5kaRDdzdDccFVHolobWa9pYz5/7sSl7luqL7rpc8DsQgTLqjEnsHDsTNHGaFAfam3v49+GDArPOaHo4L3ywBu6PqIfOVlLyKk/HMTtOOt2uHJqwkpRIXbcKmdKYsDVVbNuG/PF3l46+xS63wodZ/Ze+2/aHR++K69ma1qWWp51WYJHJ9MuIr9ysGd2bGK61b9Xa7bpq2qG2h53ZSSNRrtWbA0jFGjd3wtnIUFrlWCVWW+Hx0avJlyRe9MIyOQpyMwmYik3Jm9594Q+b7HJGsKXVf8kV1VrihX8EurE5H3HSEeDLHx/NMgUBtv68ug9Jl1elUYIHqyJi2b2RY4ibBzRVfkkPw5Bwbhl3UtiOpv+JvGvpbjh2A2S1rhOG105hu6Y9swA8zldyj75eMJeDjrFWt+ZHjrEl3FKAwh57/j540dnID947xTS4cfvnb9/u2D8q2jxIsaMGjdy7OjxI8iQIkeSLGnyJMqUKleybOnyJcyYMj8SnGnzJs6cOnfy7OnzJ9CgJ3cV9CfPYUOH8Bw+ZMqvT1OmR5m+m7oQoUGCCRMuzMpPXsGkApti5bpUITx5aLumjfpVodOlSa82THvWIcKqBcu6/Yo3LtOCS5UStvt/LunWpVW7Ft1qVPDWugP5/n14dGBRtVsfDu4z2GnkxFkZEgQ7WuvZq6nXKlV9OPFCzWhPC5b9GnLbgWP5Yr3bUPBVpKXvzl77GzbptcSRG1Stli3X47ibF2fruevBpY0bZ9e6XatS2Zpra3dsefLUqWmxHv08cG7csf8iKoMREAAh+QQFAwD/ACymAcoCJAAwAIcvLjxFRUykpKy9vcTe3uSChoxaXmxWWGDU1tQxMzwaGiz19fQaHiNLS1Q5O0R3eYSwsrhmZ24SFiTCwsTOztTr6+yYmqLKysxvcXy2trw2NT44PExSUmRqbnxubnSqqrDu8vQiIiQWFiGOkpzi4uSGho+Skpza2tyOjpRiZmyurrTS0tQqKzQmKjQiJC7Gxsx+foQeHizm5umKjpTW1tweIi4aHix+gIx2dnwWFiwyMjQyLjQuKjSKiKAwJCg8SEza4EBYTFwKFEj09Oi8ytjKxtgcIkgKFAwuIHS+uNji7OS8yvDQxvD20Nzu0JyCfpCWgpAqJDC83th+dmSaxMT89PC+sKQmIjA+LEQ2TnyOiJAaHAzSsLxebEhaTIDk2PiEyiw+NBBaMmDQ4sz46OBCeGAqJCDu8KD8/OjuoLQqyoDe5OSMdKA2eNiMiLj++viWjoR4imSQWowoODxycFy4xMBoamCarLiYjpzs5PQqGhwKBhyQbuTi+PCIkKCapug8NDSGgJCgmqgKIhweGCAmLCDI9MAoKkjm+NCqtMiQJIA2LsgGFCiQbih4cIRkYGiAkJiYmrBWZoAaFiD0/PB0dJhweIS8zsCcmpAwPDzKxrgsHEiGjICktLAaKhzs6OCGgKDaQIAKNCwSDiBASGBATjRAVlSqqMSkmsQOECA+HixSUjwuTkiQgGSMgIg2ThRkTFD6/vjk5NxeiGDIkMzIoIDI1JhQeBzaoDQ6MkDkyOgqKAweIiDQ2vTk0MQwLCB0jKAKIHQkOBBqsqzi6PiogIxEOESsmqDEuMDQ1LzWxsgsOFD4+NAQGDB0eLQsOCg+NCi+qMgcODxSQlCkrJR0gIzm6MwSTkjIsPBaQ</text:p>
      <text:p text:style-name="Standard">hhaFEhQeJxednAaeFhOTGg+NECKhpByemSasnCKpqyE6KwQEDAuCizK2NgmIiD+/vQmJjQmJhyCgowuLiwaGiT6+vQSEiQeHhwmJiQaGhz6+vwSEhyKipQ6NjyCgpQmJiweHiQuLjT+/vyKiow6NkQAAAAI/wD/CRxI8B8LBhLmsSjIsKFDgu0SjCNgIkG7hxgxtvBAgN8nS1EyimSYj10VfvxKuNAwsuW/fAXo8fs3ggVLlyJd2EP5z566mzgxqivB06eGe0Ex5tspsMTPpEqJCjQK9WE+qT2fVm2ojuk/pzpqiAihY+tAF1jtuXNQIIMlHfv2MRARb1/SrjN7SngAgp8MDPoSlKBQwmLQq3lL5JiBcgE7CXLG8CPhQZ3chBcz6sxrz8YIlPQeF4jFj14JBgnsnUCRwK7QtDk+/6tyQwLRmfYkYOhIAkOLjEs5e55JCR+8nbjhsZPJr0A+pA/RJlYgOzS8tNeLXnGg1Ku92DOte/+XgLynC+gOEU8d/o9ebexptTrcLBCFDRMz+dmjLly2efRcYUXDBzTkNeAKeVFgQRGcqcOdVV79g1JeE+YlIU//CaQBNAkUJN1AE4KI4YUNsnSQJzHw4to/LUQYlFP3FBKACm+QUFg+ZdEHlVH53LDAhEUcUMM+Q1kYlD0uOOCCjxVWwE4L7mCVlFEsBJCBhfwsIMAGfhiJE1UscPACQSi9cIGXLjnFkg75RDAGmSHuqFUCLjxQQUEjHqmVPPpcMcICZhF0mjwDocMAAAKgmZRpDORDkDzxNDBAoP8s8IA7hBIUgjspnBDoCRFgylAI+txw51YTNBBPpprqw4IgsWyPZUELIbD6aDwBTAoVqITIE4JDITDQaVL8WKAOL/LYWpAeNjwgQ1AQOKCPPOhkpA8Du7mU6rS1ZsSnOxxMoChB9AjgwDy1KuuQrwzsY48SDtEzgQExMJDsry0lq48IAGAgwAQ00EABBA9sIAIDIaCTrLoY3RuCCBLUI7HEdC3cLVQLr1NruhYnGyjHHXvcUEAAIfkEBQQAAQAsAAAAAAEAAQCAAAAAAAAAAgJMAQAh+QQFAwABACwAAAAAAQABAIAAAAAAAAACAkwBACH5BAUDAAEALAAAAAABAAEAgAAAAAAAAAICTAEAIfkEBQQA/wAsRAM0ArUANACHyH1gqGVScGRjyYVoMjY+pIB0UjZAuG9aR0xSOkhRf1NEcnV6NjZByJB4aUJDeGxqRztCuYt4vYNswI13YFtdjnBpz49reVJEXkJBsGhVlHlvVFNYampqdEtDsHxosHZkwHhcnX50UDtCroV3gG1pSVJWKiokzIRcOzpBNz5NsYt3nWVUzohpsW9XwJJ4aWBheWZlZ1pYklxMgnVsTlJXXFVbYDxEgFdMLi40n3BnekxCjXhwt3pjaUdDZmZkWDpEnF1NMj5CJSUjXDw8Mj1MMjU0zo52Rk5csLKsdnh8Nj5DT0dNiFhJ0olrvnJakFZHbkJDz5Z4hk5EKiotJiYsp2pcKi4tbkhCwXtkMkdOnHxsenJslmJM0o54ol5MrmJMpnZkxnZcqrKssq6uZl5URjY8Ji0sQj5MupJ8soJsGh4grq6kLjo/PkJEPj5M1pJ8QFw8omI8qFBMfjgUIBB8ZnxwUmBcdGyAZnZIppx8KBgknraY6Fpcrr6oqoCIJC5coHRQvHZIxFpYqFp0KFxQvKBoWCwQvISEvIxQWFAY3o54kH6AICg4vJCIsmI8HhogbFw4flYUwLaYNko0zOKAenZIXmRkXmBQjDhMckpQWFI8dEpkIIKAbD4w8phcfGI4HggcNhAsfIIctFqcIhgIyJBofIKcNFwYjlw0yJhwRko0fkqIzIbcfhZQejhAIjIUOlxczJSkFBgcHigcIhogkJJgKCxA2nZkWGA8zpSIgnCAIiYIbILYHhBIpoZQUhBQtFoYpn6kdJBg1KJonH6I1rZ8rHKEsLZczCSARjowynZInIp4rqqwUlJoQDgUdIB8bDJAbkowMjTQjlhkgn5wJDY4HhgwzoaEWEJkKEQUkHhIfjTQvpggUIJYrraICBAsJEZMQESIzHagDkRQHhQckIRoIBwUwnZ8cjhkTM6AIh4czpJ00pJ0OkI8NjpEHiIUIh4kPkJUMjpEMjo8Hh4krq60HiIcPkJMHh4c0pJ8Njo8zpJ8rq6sOkJEHiIkAAAACP8A8dGzNxAfwYP4/BkciFChw4H0HC60l3CiRYn+ID5sePGiEIEC/4kcSbJkRY4oGaq0d/CgQ38EYWa0NzNiQo0dUx60WRPfP3tC6P0Tig+fOny08MFDatQovaNJjy6V2vSo1EdWlWJV2nQq16xgnzrN6hXeI3NFfZZcS7JrVbFWxUZlanWruq1z54KtOrYv1b98s/p8lLaw4cOIEytezLjxYYJF2Ur+5zgxRcSXK2uuTO+RyJAiCdxLcG90G9OjS6MmXTrBadStT7uODVu17du4c6uefe8MASpCJq8Vrdv2bN67WxuX3YZ1auXQd7+mLd146TYokvDbzo+DkCL32vT/C5/i9Ph+bcqnb5PedXv2Ke6dl38vhXv19sXn77c/f3/X/AG433ryFUGFcGsVEaB+AgJI33v5rSeefASeNiF6EUZ4nn0ouJbhe+nJxyFv2m03BgcmFBHfeh7SR95sKSCAwnjwWZhffewRWJ+M9kEwG3wJ+JhjjwnQ2J6P45F3moEIlgQekEiGR2B5UkpJpX/XYXmljEbGV557FtZo2oRH3ideEsxshwSKT0YYXn0eBgngglTKZ+aL5gGYYwIzRigef+nJWCSIf4o4GwoEmNAkSQSMF2OHGMI4G3+GhmkjmBk2WKF7OHo56Wnxjadnndlx1913Y3YKJnv9OBokjYai/5Dljw+Wt1+qNzb3p4SgTlqlfIkuOhIBHe6qnnns0fejef5x2mOSfIaJp6xfMmcejr0Wi+c9JfKDxANCWOGOPvKQq48S+ujjzjzyuNNuuekGUa488qCrLrn2rqtvue6M6665+qbb7jz7quvuuuoSPK++7kzhmbD/iEvuv/0OXLG55tJ7r78CpztPEAiruzDB6boD8r3wEqywyPZ2DG+/C/BTzxhiWILPFCO7u3DGE+essL4K/xz0vDzn7PPCRgM8hVrCmjHwxOxCjXTB9K47crv7En010PKofPDK8/68MMUxc+cDPlZYrDW5SBdNNdD/rh333Em/CzXcOTfM9KJTUP/tttdgZzw3uYB//TbBc4Ptd+D8xjzGdmf37XXbcfecON6HX6544ZxXrra6S0Mc8ed2+/z22hobPnnmnW+uOcxq8nN22nj/DbTtqLPu+d2k0w034qFDjLPgqytuutCe72566cm7vrPj9ch+c9vLW4680b/XTnrRd3c+dvDC0r691tlTT/zlFk9+PvKF51025Ginb7j86pPP+L6ZY39995frAz7f5Wof/ozHP8bhTnf3Y1/B3OE4JEhvePQ7ne1ap7zsGdB+zWPYFIQCMfH1jHvH85vaBqg9CdaNdwCLWfQeKA8ahMAI+WDHPmZohH2sYx8AuAC71jWPHp4rBh5ogA3/WXCADqDgXFqjlzw2UAEJGKEBRgDBE0SgRAJQjADyQIEAJADFdQwgAz1IGBbdYYW9NUlyLuwCO9Zxw3Xk44Y4VADR3MGAdqUAiEJcBwta0AEkAk1e7iAAEwdAQymKwIpZcwcK3HEPAaShAV0wwhd7wIBFjstx8DPDPDYQgn90wY1GkCE7nphDJYhtiS/cRz6MUEM9BgADBBCbO1JAggmwY5RvtGERwda1JY7giTZkxyoHEAcDKFFvosOZIEOgyht+kpUwzKHasLiBAggxj6osRQCGwAaGrSsBJGgAHFW5xgNc4WLrYoM8KFCAdUTymnqMwyHV9T4WurABE+BBCzwA/4Z9guEDAeiBvAgnyAKwsgES8IAHJmCEdVggADaA2z1m0MUB8GChTzQCDzoQS34RgAKPdKgEPsDFUbJgBSIo2f/O6C4XssCiHvDnB2Ya0CBMjAHuoIEWQilJD0jAk/swQgYiGjV50NIFrLRoGibgTnaAgKPuUlgNfmlDCfCAi1BkARCoyEB+jMGBZzMDA1zIjgP0oF1KOFm5lNA1fyVgC+IEgA4QNY8UUFSSCkCBylIggAgYQas/oBcRXqACh25TY/JAgAYawI6NVjKxi80HCC6AyJUiSJku3McBHPCxfgVSXiubhz7AKU4s5JUABKAlUwcgx3G1q6+S9MIPlMCAO//+8qE/WFkJdsBKJ3QAp4mtgDgnSzAVwg9nLlzHZnvouVNSYATsAIACcEo4WjJ2syIrwU5PmlJ4EeAFh7DAU2lrVAGgIYo6YADhGICAHRh2CO1aGgf55i5ONmCzvlMbvSgggTgesYcosK4FWtCJHs5DsQ5FqT4IoM4UvMCvWNABubAoAIY+9Vz90odiG2CBoepjAcxwoPScxkkjLBd/a6srRR9qg64RAKfuYKcRckgwBjy4AU6IBgPYhcgEULQJXjAAFn28jiZsVWFVI+w+QHAFgllWOH0jwD2xG0Gv2bUBDdim1ejFBnauI4c6e7ARfIs4wvl4HxZYgQHY5eN8sID/CxB4GbsevOQrMGABYljDceeR3OW6DWk00IAFWItF0boLnNfQowziTIQHNKAUXhhChtsK3ltmAAPreu6MO4BYdSFAuFFgbXwjIyyctfCFVMbdqf+qAJ3pC5yEHMCilUAEuK5jm+pUp7vEvI4WOEBdU11yB1yLUxR8WpysnccW1pAme4agCwfoRNXaZ67nNuDC7AoCn3OA5fe6IwHUMEITmKDXeRzxHuEUZxSN+F2/mlUfXmPnDLvQBDX7Dx9qEF4gp+wA81lMH5p+qnpxOo8ahKAB+cjHQ4cwWmp0gQVMYMCLRQvOCYhzHU9t1wsaYWIoSG2qRugCvYEAARB7a8Tu/7BvC845r17u+F/tVq60s6iEF0CXjftgh6/nUYIXSreH5aIBt4PKSgB0YB5EEABSIaoP9TYyAmtkpTZbLF+ImYGaIVhHIBzAAJDNA4tKwNuDlct1FDCACM99AzDJvkSDShfGOeW22kdpdH3w1QUsXitf/erOoEJ0AWt4nPTS1vMozLCNA2iBAiDQ9IMRQOkNyICkR1tLhR8gB1A/ABRi/MuMW9HaGF9BAeKoj0Y34KQGcAcbjv3XKuRgAh2O6JMnMwW2uhCaNpQkD6TAeKg9PgLr+IINTJkCRz/88sDf7EdH8I/xyiMIz3UnAEQfR3k02gVNCIAIenhsPWZgEGiIwv82S+RAmzktudBkpTu7MFlEuevu2jQACkrA7QYMAKVjV76mfTvLB0ygCxbAA1fgQvkgXfKQBSSQC/cnAgxQTaykVWdQYSzmP/RgRsJhBVi3DurXBfkAgA0gXYtEMEnnAllmAGOlAWw0AAHwA3S2XFPVfEdXfLB3X1fQDCGQCtKlBFkAV1oFAQRQAwYlSUBwBg+ABh1mAEkQeMcVXC0wUwrFRTDUBdI1Li8mgQFgADEwAqo0AE9QBvLwYGXVZM8lbIFmAfuggtxkB1knXWxwfRYgTy/wf071WwygdCyGTB3kLggAAzPlhFy0D1FQgBcwMSPYYUOQhRbQBQPABBDgDvn/5wDLt26K1VAssE1B0HM4pEO1xmEotUWhBALpVYewlwFIqGfwkzbwZjfugm4MxXaBpHS9VgUTEAUB+Fvq8mDQRknsJFlVkAbrEAUn8AQQwC73NIW11no54AL7EHkYcERJZ4TbhAKzJxl9Ay8o0y9t4H/lBAUEA38tsAIRoEt0+IXu1m8U4AfrgAUrMAIaeAKMWF/MNIVXpoLCdXqXNi6FKHloImKRYzTsQi99tWSUNUt0BkX7oE1DwAAKuXelkAHSRoBPFElF9HIp53YxqHT5IESxZQCpWHylkHfTyBaoWDqxtC57h3GDiFoF+YCvlC441VddkAFQ0IDMZENYxmQ4/0UA+uCARmd9SpcKCedF2ocCdgQDj3aFSSgG0TM7/aNt8mAH7cQCN7Au36UCNXSGwliSSAcDsHdYCbADCOdKDDcwy6dcVwAyAckO13YDRDlQtbYPLCADIoCHpSY/FrMuQNgFJ6AApjQPoHeGi5aTdQUDeLeC8vCVbWQEr9QvEtdlv4QFV0AvN2ZDIFhUWfBjMmAAIMYMj9OPxAN0DWhQLKAAE+OA6+BbMLZgo7UDZ0huo7UF/zBoU2RT8zKC6zBU7PJc9AZG7CJaBONCwNhqdLkoIzk3poRa1fRwN0A41cRGjsWYh8ZbTSAD6nVm+cCFEKCQaeUOROADSDVU/UIBhf/Vaz2AWiDTNZm1lwykhNKDAybzj1UkDzZWWNJELj4GRWqmXqpXLuI5YzoEkC5gll/XdV3TXoAZZ/rQc+ImA2UQdu5AW3uXD05wTvc2X02iSQYzbQPzhVo4WfySBdQAl1fYeDymaTmULiPYcRj2YuzlXnE5jO5QAhoAlzKgV1RIMOalXH1UNuWnDmJFRxzjWu31aBnAWWHGVGGQXjopcfepmGO5k1HZhVYGi+NFLnxlceaUYWwlo262AvA1nGckn3CTionFW0LlAOsiL2P3VOyiBKZ0n7cpaTiVnNM5jBqTdEyFBR0gL0ZFmMpVnr0ZoxpAiyvYVYLXj/NgSoiFSlD/xFqCo1hB9VR6FVxQBGb6cn16uWjqEgR9dXpbVQToskkFcA0WoHk7dmBaIERMVpJLk2/h00sr41o1kKpSmFf0Eku7lXCS2i/Hlom9aX0P4AKKqKl11VcOtVVWRDDVxGEtQEmLdHtRREkfZiqR4w4x8E8f4AEkNQFB5UVSGjdKoJusZFU8AEWSJIxfo2GLFUkw1Yq3hgGdhTXGGlRYQFJQJIUXMKl646qLYgbyEgM5oK0Cy1AhJ2sI2ptdlgYypIgfwAPX0KiLRjA6uXru1VAWxQOEpIGLKS9HFAQPlogWIAEtIAH/50VzRU9eBVb4YAYpOhINtQ44ZotEI1rrpAJq/yRDy/gPXDiX/aIwBLAEKGhDGalKLCB5psQ1X+iuBtkAiMAEZ1BHi7Q0Fkh7BDCCazRDObcP7PdbSBY0z3VLV9mocWCnE1agKNgFgEhDlQivPYswHutXHGh4OQcAjMgGxSUzx3V3qpRz1xYAV1AGA5es0HlgMPCHkhQHPWBgrjUxihQDBTAA+QCXLaADjWg1+kJwS1ABEaCRiCAHcyky/RKSazEFCsmVQ2sEpSABflsGJUMy/7aHXNSBqpuQgUQxntUPjmsBw8RHccZcRIMumdtf9AoE3LRD03qoK0sAELAEZRCoVqNOH3OehEOFlbRgz+d16rVDAaREwKVO2ma5sf9KlARQBNrGBi/mYr0EOlM7GeIiDxAgAk/7YiGYk4uLNAxQBO7nm93EVgvTUTwmcc8XwOaLWFuGdFHVNSXDmCi7QmG1ofwyL3UkWmbHS6nINijDNpMzD2ygD0TJNkqkMTRLUKlYY1YkD1iUAhKsN+vLFk6jRIZmMlbTUdZzuUhUNQ/KLypjwlQ5LujyLp5FcAGTpv7iLyYMmgz0OCpbja51NG/DuHeJOBikOAmDw/PzQQyjvSKjvslUv9ozMjwjQoTzOQzTS2OaNG0bNigGO2YTPwWkPdMbNa6jQP7Ys3Y5QVyjQRbaJGkTxeVDQveDO4jjPbyTQLdzSV61hOdDPVf/fMYoRD6o08iY4zwB0y5aLDyKfD0lVD+8ozv+tj50Y8Uq1Jlok0G5s0OmXEGEHEFTQ212ablgiiC0Y8cUhMkhhEG2jDvco8bldzOelWGeZTC/TMm+PMzoRMwGgy69PMznAswOajDAPGn+Mg8btMW2O8TJfM29jGFBis3I/MvX/Mzf7KDifDHzsJliMAY+YA9mYDL6ADLuDMM2BTJhF3bvXM8YxlamhM/1sjDu3M7wfDDxvC76jM+JWi8P6llWAA+is87oMtD1kqgQTdD5XNBs5c/9HNC0+c8XbdHsfNEAbS5e56AEAGKm6APq0Cg4Qh/z4Sjr8SEqrSoTQiXzkSFK/yLT9HEl18LS8nEe/YAowQExBBAiK33ToHItnnIhMO0lEJLTRB0qRH3TDnIjG3Ia3cIP4CIauqIbrrHVQlIbpiEnr8EbugLWW90cQnIcYz0dX63W9cEkQJ3VtsEca/3VXR0bYD0aPiIodf0mXO0cZY3XvHHXrSEr2iFi3gEePnLWii0nPsLYZJ3YYHIPkM0eZwDWkN3Yl+3Yiz3ZcuLTByIsQb3YZq3Zjt0GQsIemd3YezLao83ZqR3Zpx0ejp2E3HHYCVAkCdAO4pHbu90Oue0avh3cvN0Pv63bW13co2Hcvt0qv90Gwk3cwQ3d6AHdxb3bbeAbQmAGEKMiejLcxeD93b7dHMwt3uDNKujBKt4t3Mpd3NJ93O2AHgDy29mBBOe8JkIQ1BhSGrbiK9iR0jNt1Crd0nziIUWtJP7tIi7CIQa+IsRdBELw2YtSBHESIgpOIPMxI+0hK0PtKr0C1VNS4P+dJRPSKa/BHkkgYmLgHSABDxQBFPggBIQBEhHxETKuFJDxFPagDhVYgR+hDupA40uR45BB4zQOEmlRgTmuDgTxEQOh5AUhEA+zKFVxFB9R5QJB4xW4FP7A4j7O5DXe5FfeFE8B407+4kWB5VyB5l5uDyxe5BFxGfZwFvYQEAAh+QQFAwD/ACwAADQC+QO4AId3hIRSLyyC3fTPToJfaXL0U4TGoKncybh6xulmV2E9SnOSxOK65foGY6KKTDl8lKRISVaO2vRinNeyg3KSTn7Ge1q2vMN2SDWemKDb9fxxp+MTdKOce3LWUoPq2rpFjLgJRpnp+/vr3tBXMjQ8LTCfW0QPL00cR3OrX0S1n6QiJiW2ak6cpMQ2P0i2ToAOf6w8h7TCjnd4Z2TS3OJWUGWm3PKRi5U6XXjJ6/phe4eUal5lOCwrSHEQT3788OZ2d2xmjKnKubG+UoQuMTN7TXxjqdWyc1pwQyxrPzQrNUWImKLSkXinTn4MHjQrga6dUoD35dgKOlxVRnJtdn0baJpUZInUt62Ld3FQl8yOVDz67NvOiGd5qci5jnb0/fsJR4hWosRSlsEpKjUNJjwOR3QJVJi1UnxuOjT++OzOh1yowLguNjxWeoTNj2t9tNj9+fgmKiwqKiwGRnQmLjQmLiwKSnQSFiQORmwVHjFCfrTKkXfOjnamhnT6/vwGSnULPmQmNjwaHh8KQmzKkoTOlnwKQnQCeswiIiMKSmwGQmwGQnQeIiECRmwqMjgGSmwCRnQyOjwGftQIiNSmFCASLqT2vsgMftyaPFCyhKQiONwYfuBuupQiXiBifOQSLnyWgEgYElTQ6KAgIBQwgOxiiCjcemT63qAeHggmMAwgiDjC6EBkYBjkKCRg0DwwOCwiEpBYMojmYFhy6pgcSKTUjiBkFFQe0IAmRCAmKiDGYGRwmHyWniii6KAsOCAgGhzKpGjQeqAEgOASZFwwLCDqYCQgCCDemGiw+OA6EjTyaIA0PqTyYKgEetwoMCCWnmQqKiCWcBzIenymFHzivnjYvuxkONTCKNwQltTo9NDCvjDyjnwwmNQIfvQEPHB6iOQIdNQqGiDw9qAeFBRO6ryYvoQqMizOknwiHiQKRnwGRmQqJhwKRmQKRnQeHhwqLjTOknT+/vwGRmweHiQmJiQKRmwyNjQqJiT+/vQCgtQiHhwCftQqLjwqLiwmJhwyNjwAAAAI/wD/CRxIsKDBgwgTKlzIsKHDhxAjSpxIsaLFixgzatzIsaPHjyBDihxJsqTJkyghtjuX75w8ludivmw5E2bMmy1b3tyZE6bOnzuDxuxpk6jOdr7aLZL3cKXQp1B12pw6tGhVoD5xQoWK9N+idkyZphxLtqzZs2jTql3Ltq3bt3Djyh3Yrq5du6KS3t3Lt2/evoD96g0cWCVhwn8PK168N3Fdx3X/gb07t7Lly5gza97MubPnz6AJMh5NujTpQO0gyjPNunVrgWBDy55Nu7bt27hz6949cMgQEklI+PsdPPhw4MKJJ0d+</text:p>
      <text:p text:style-name="Standard">3Djx5syVQz8+vDiJNdKzI/cNDs5D39GXU///DT049vDO0S9Pz1688jXQ4f/mDudZnHlxeOvfz7+///8ABoiZb/6sAd+Ba9RjYIEKHtgggwsmGGE9QxQIoYMTRgifggr6c+GHBhrIDy4QEWhggwgWmGKIHYL4oIQYxuiihiomWCGLN67BDxy4wHFffgIGKeSQRBZp5JG5EUjhkkMo2OSNTw43HIXYUVhglBUuWWWFQ2w5JZcUcjkcdl9K+eSSO5aYpZhgtvmlk1RaiSWVWH7pZZt3MunhmnsONwR+gAKJ5KCEFmrooYgm6pBvcjLIZ5RkkmnllVZGCqal9Uhp45UeVtqkplByGuY8EMUBKqWWcrppo6FKWuGpm8L/OmmrbI4J5Y72wJGrPYr26uuvwAYrLGem3himmZxOOaWnrGb6qZhLggplo1Uyu+yzw6X53ZnRrulsPceKiamy01ZL4JTmvtpkleTC+WY9/PwI6LD01mvvvfjmG5EKccwRBxzuuEOHGPyIQUcc/LgDR8EH++swwgbHIXDE/g5Mh8IYA7xwwgsTXDHEA+8Yb8UGU9zvPKk9xO8cCpfccL//YuwOwxFzPHIcFuMsccchK8zwzgGLHLHPJvNTsTswi6ECX/o27fTTUEdNJB5D8AxHxBaLwbPJDfMMM9EHv/xxy15rDLbLMIeMdRwqiOWQClzvTHPXcHzssNckZ53zHFYT/w1H3f1q/PPdGVPMT9uTrSb14ow37vjjleGXM9gw8x22yQ/n3DXNO4IN8Mt6By703jhvTcfSEKkguMtr+1tw52ZrTHrIeO9Mu8IX40xw36tf/jIcS+8F+fDEF2/88RepQHneOmc8uO56l/x83rvvfvbBzteuMMltpw592pVX3rvOt3cMO+XlZ3y99b2zL/A8q8WfMvL012///Ywf4jzac7D+PO0ig9mO+PYzAI7vY3OTHutuhzOUpY59CYTd6CoHQYMd8HvM853gNsiw8Q0seJTBnwhHSMISImpl3wMg1mqXNfUBDIPQUyDpCIg1CwptdBpTwSJSFzufLax9oNsd8/8eRsMZpo1gQzOdy15oRB3Kz20mjKIUp0hF3MAtiOcznwVdOMHQEVGAcKDDD11IOYxtEXDcm19DULg3JBpxdu5jYfgmh0Y5YgyGITsd06rIxz768Y9wYSPmoIfGI6pNjNlbXgznZsg5cm13P+ueytwIPgIC8YhZ/J/0WAjJRw4udj+zYOJiA8hSmvKUqPTIIcQAAQ684x17eIc5zLEHWr6jAheoWsF8hLBGJIADMVjCHrawghGQQAVzoEPe6gYBHcSgllswQhZGgMw4xOxvf/NHAiagh1jGAAUBIEHJCKbD1O2olXqYZS33sIQlmOOWFwgbP8I2hyH8cgt7GOYKkDD/hGeULIxxEINAm/nMd+ihAg6gpvIyRzBtclOYW9DBDmKmNRDaJZUYzahGN2oQfrWAA/94JyxlCcs94FJ0dZtDK4PZzny+ow0lCAAyfxaHNcggBnoQZjuX0IZ9Xo1h7hCDO2jAgZa2cwtL2EIWZPqvw0GRIVf8KCHcKUtzpHOWuNQYy9yhUg7gc5Z66OYWSkDNZCKNYCS4qTDZuQc9EBMJM9XY31q507a2IaklIIE1nTpKjvr1r4CtovJaSYgYrGACh10BBw5bgh3cjG+tROoWYmCECTxzD23QQQCqFjJAqHULFZjABKLRTT2sYAeW/BdR23lL0cbgnWOlJjnVCNWZ/7XylkYwQmIXu4ISIIFvSPNRK+9q0sr+46hkpRkcWkAAtw5zAkbAaTeN8NvACZQGE+CpSUW7BdjGVHkWjUxgx0ve8hrvEHEY7mlVB7d/Xe1fJaupDO5agSP8SwVJuGkbEDqEpoohAV0wR2z/RodtmmMJZF0oP1pwhSUQwghHGEJ3WqADPdwSCY0omCQdoj9+ELaY7lBBNUUMCDpcLIzLlUE+67tLf8ggnVu4gMDCqIIEPHOsAQDefydw4Jiaj8Ft2MM+/7RcZ5qjAjugA1/lZ94mO/nJTYObVFGwA4D905o+LBh2l4DL/u7Vxe9YApUDSoePDjOvvKzbNrl8hP6JYf8fNj6ofQXqjiEw2K0+PpxSVKawj/Z0BEPgqsEaITCwqQC7hKjvEE7Htxaolcpwm8NH8XxMpfVvzSz2EZyfWV+2+UsMd45BTEMckxBC+dSoTvWhVODhoqIACSiep8G+6FlCbAGc8J1ZHFab1TjAeQLvMMIOcKG1krXgB2eW7bGTmgW9/k1n2zTpDhS24TUS7MMTHSPgJpffGMB0s/2a56GLiktEAlgPwpYYMhv9gyWkIa9aO/Y7lCpORhcM00eAwyECkZT4qfrfAA94gMDRVUJQuXOPbNhtuywG99LBxcGkdxwAQQBCvDsAWrtvjSeA2RVg/NATAO0FfGSweJHgCsH/7DLbvqIyfrS6pzto+MOeB2oOJPoCrriaGMVg026modnu6Pa3+zcHoq/5HR7HGQS42emUFozBKT+CnoUn8Kpb/eqzUUGZiyrssGFScDTgQ6Lt+144tJKtbQDnctudhlzmKtCOfm1bV3AEMcxhm0jHuO7MzgdY4lWviHsI1ZZr89NejXfb48cv2fy5ZJ59qmkfAajb3WVs8vymrzQtoN2xTc33l+TYvetd8woOeTwR66hPvernAjfCjllrC/uXdQeGdyr/TaBrRjs4hzDck4oxvcDMZzuz+t8YGDzHBhuCDLLr4JfiGg7ibQh+Xo4CQO/saiVTXkABLGbHXm2olhUm/yzXS9fKNxydO2XzEMRAAG/jGpm+jAE+2Zl2me5x9fjPv/5Rwi/CsnbexHQBJOAjCGdjx9dwLgZsPaUD2XVau8Z0jiUx28RpOkBuF8APtQZTtaB1FBYD4+dMabeB5cRnWzdVwtRNFWAEAtgvcyBrNlZ/86R8OEVMDLgEhkdU/9BpXIVd+FQBJWCBcdBtFwcwHZhUKwCCMVV6fbV/TNiETpgRVDNcSxBmSzAIO4VLsDcw7fdtcfBRkkVWAIZ0E4VdplV38ddxO3B2iuZZevBzJOAO6HRLzfaCMVUOgecQBEhXd7VTB7ZfEQZfc9B+YoZxH+VtscV9toddObgDzSCD7P+0T2bWZWwIU3pFWAI2TQaodoMRfU/YiZ74iQeBH2lVWYoVXVtghSJXNWIwBBdgfGDIcSblAOK0ZmNGhkiGTmcmUx/FZRfoWd72isagfvbkfgFwODs0SXQwirklWhxHSyY1ckqzaQgWANF2S7K4Y4Rwg3wgZEdAUHgVAF0FT0F4U+9GAgBGX3WXBDb2TQFwCL5weqAYj/L4hMikZLdnTWKQVtLlgFezhb1VUKelimvmgLxWAtwUiySQMOV3ARMnA7amA87UTh4nkK4YAPfxVAuhP3SQYeKmOnGQVjxmWlVWdO2XBr3VBR3HT0J1jqdFB7b4g8MniwWzkEMwBw6ZWTr/0AZ6AIPAQ4cBAA6LEAirwYnzWJRGiXX6EzjQU3R31wVsVmxh6FZ4VozYB2AGV2V0FVaP+IcLw2sRVnwHhly1sHPdNo1sQ1sLoTpIo2RCpTVMaWO3JHUr2QWEQAjpBFMjADxXw5KAFlkeSEt0h2LAx2bbx1LuhGMDIwZJIIglsIFCWReKc5SSOZkAp5axgzPItJDBhV35dGTQIE7+Ujdb6GNABk0+dnsgh3TQaJUrxpBah0z51YbN5lQP1DVitCMAM1RF1XbzBAdkKEsIlZDJJJry15gqsGyzhGPVpGR4twJngHt0aWEnhWJwkF8W95k6RHWUuZ3caV5XhEF2x3tF/xVjjYAwerhPShMxKeZuWdBfzPUPt/SZCYM7jSCI1bd+nRd582RWZscBB5VLZ+k9arNL2EQHNOl4RYV0/ISPyLRsPzcEx/liJjWbJvY3d2d8uCYGiPZnOodEC3cBIvYVk4GW3VmiJppK4KBMG8Mx5jYBY2c0C/ZiCLaBySRic7BlWbWXOOWAZNZwDLYHbihhk7YF0OBlYUR72YVkBgM/x9gQ6IUzLcgyAcUycLBNY7eWjmZr30VgYmSLSYZMBtiSOxdvV2BxedUvDPYObUcC9mhpAzltSzOUpHSidFqngDRTsKczZOp+gPY3NdYF+7UDJZYwknaTGdqf89Zs91h86v/HguvogFozT1KFmMCDkQqxSj6iMSz4dCh3axMVUH8aly14pHHXBmYQAIBQDnBIbs2mosoEYEfmfRspiEh2NTYqVe+Wl4gzonbaq746RXCDp7DHShzQBvDUX0YjaQ2mfkrTgWOnMwlzUyZ1CQnJD2sAl2OlVw1noEUVef0lnt5GdwYTYkSpEFqnohb6U0RlrIoGPMnEYFsQgAGVjygHT82gTHSwD2pVAc1WNfXpgdkKX62WVPfZL8OVaBOlNCIKmb/asA57P2CqA6ToWkg1oc6mMAEVdha2X66VTmkgix0KalfQVhZXWRVgl/UHexizZsN3WN7Gi6pYqaLwEOh1o4v/hViuFWSeSQL2kExGA37qFFqWlU9Eun4+IkYMdmDvQFkTUAHDxIWzpgK+RJfD51pTqGhVEzxy+rBc27XDs0o2tgQDUbEmpZJbIzFk2Fb4pAc52KpdY02T9kon6HxUuW1hRADMt06xFJx0dpYkihBwU3yEQLT5tLc7YLQ/E0bYVVKSNQgVQK1/kzGEl1NJtQR6MAgRVWUHM66v6pRqK37BCQ4Nt6uT4bWme7pQg0yCKEuW64PGlKlnpDMguQeY67pD0AxhZD39xXlDqweGJYDl+VO5aU3N9FBc9l3IdKQj6BDgEFTSamHD5INIMAxiMA8+4jCv85HLFwNW6Lr3Sj3x/+JLXkVLAVhpuLM2xVuFXOYAOfZ9dIAycvq3qDu/9NsrVEMC+BsvAlVPHGM9UGqhDddfQtUIXratOWNNeolN9yVGLZgzxYYLKoC7CgMHeDCvO8c2lpoQkUYCgFYwSoNMAiUxBWQ4CDNjA+Ou2yZ7wIML9wVcoApcHaMC+wA8KiDAHaNza7mr/la/PNzDiaI6SoY0u7tznydGIRNQuqaXycTAAXV4Hpy8DefBqFlsWnO+IKw0vFQwXEWAc4Ay8ttRC2OjjOYOGaZzf8NIS6xMfCNE/WNN/kLG8zkH65ZMfGOhlVMw4TasBDgwb4zB2unDgBzIRMIvryO86vnGWqU7QP/VoRZzxhbEMmoTa5yLOzHkqkF1whbTMrQ5SXPQCFE6MyFjN4qsqaEJNvESOicsMxezIzD0QhVzeD16ylojRpBZuoJ8y7j8H1d0QV8kQYazQUhDQ13kRpp6SAIEPtjjNQeDOipDPkKER57UO6BkOjizPGicRTNTN7BDMn5rarn8zeB8G4IkNim0QKRcyeKzP11zPXjTQwlnMNUGVfwDNNRMMtgMRO88Q7FXytqmSQyzI4jDZOE80AQNGnAzPaOcSNDDRdPsOT4DQ88zwkGUzHomoI2kOV/HUL7TPOPjQ4oUPZvDNVuTnd5c0CZ90nOhkQmz0jMzMy04MwQTNC8twi3/rcUsXdMvvdIsM58Js8o7ndNBxdKr7NL9wsxvEzRIzdMBE9MtPdQs/dQB49QvXWg4/TpJXdNNjdVRTTB6tIQo/dVgzRbaR0YvhDFGo8geMzdEbc8K9DqUhMhIE9dmI2sDGtPxEs9p+daYtMpmIzHh80V93MdEczNxfWKc09ZuZD0J4173F9aO/dgpUWfIUituUtlyUtm2Iid3Mtm2MtlyQie+sQb3ARHWWidtQtmdjdqUTSamzdpm8tldgtkE4htsk6n/Atm4ndsjwSiYUiW+PS3Iwi6pUi2g4iyosi5Wwiy04g+ZciX8QCrbUtyRwtzl8izfsim/zSFZ0tuQsi7G/8In4xIpzz0P9kDe0K3b6J3eGAEee0ICkPAbLUAe/iAc893e8V3f1IHf9A3f8v0ba+De/H0dxxHf9H0c7w3g1+HfO3LeDAEeBO4h+40c/w3h7W0eAy7fER7fAU7h8/3fB07g8kECD47fv/He8AIH+JGp6r3iLB4RPGcgXRIia9AIawAIBmLjQ4DjSTDjXYLjMm7jNY4dO07jOn7jNx7jQj7jQZ4jMl7jKjIEuLItgNDjRo7kRr7kO97kUx7kWI4dIULkVw7kR+7kQzDkXO7jMB5ou6IrDN7ibv7mBMEPoc0lvlHnds4mdOIntnLnXIIdsw3asz3bfv4kfB7o2FEOo//tEMXiJ3ZuK1tS53bS6Hy+54UO6XfO6F8y6XPuD/ESKN4B56AO51JhE4dwDqV+DuBw6lVxFTxxE6pOFFOhE6keFLAeE6eu6jfRDkJ5CF9cEC8RFLhe66su7LYOlFNx6zEx66S+Fbbe7DshD4GwCIuQD3WRFKF+7die7dq+7dze7d7+7eAe7uI+7uRe7uZ+7uie7uq+7uze7u7+7vAe7/I+7/Re7/Z+7/ie7/q+7/ze7/7+7wAf8AI/8ARf8AZ/8Aif8Aq/8Azf8A7/8BAf8RI/8RRf8RZ/8Rif8Rq/8Rzf8R7/8SAf8iI/8iRf8iZ/8iif8iq/8izf8i7/8jAf8zL/P/M0X/M2f/M4n/M6v/M83/M+//NAH/RCP/REX/RGf/RIn/RKv/RM3/RO//RQH/VSP/VUX/VWf/VYn/Vav/Vc3/Ve//VgH/ZiP/ZkX/Zmf/Zon/Zqv/Zs3/Zu//ZwH/dyP/d0X/d2f/d4n/d6v/d83/d+//eAH/iCP/iEX/iGf/iIn/iKv/iM3/iO//iQH/mSP/mUX/mWf/moNg+arwLgoAKbb72dPw+d7/mfP/qqMw+ef/qhr/mHgPqr3/pwYPo9kvoofgj6lvqoH/silvud3yOar/m3j/qnT/qcL2K1L/rGH/rDn/q+3/qtP/q6f/rz8PzGj/upL/2fj/rAr/3T/4/8wB/6KE78vv/7nU/DKI780a/55W/65w/9yi/8KD76PdL61nsIqi/9uo/+oC/+0Q88uQ8QKuDMmwdOxbxDcAzOU6ji4CGCBg/Oc0gwocBDBx8ShHORIkOOCxmKFEnRIJyBJjVSxJVypMOBE1WcPAhHIEWBC3OubNiQIEubKRMuLDkT5sqbIFVSTLky4s2DJ0VWZIp0Z02JOD/aLDgRzzOoKaVq9Gov4iJ5i9r9Y9vW7Vu4ceXOpVvX7l28efXu5dvX71/AgQUPJlzY8GHEieW+HKgwZuObPUG6VBp0ZOPJHCMvTKmwJTjMTBm/JK20MkOXjwkmPTm5tWrRHBkmzf+c+nXpy6Jh5+550rHssCCDd07aufJmscRb/oz8WeDnx7Ynzm7cWjfo69Upa4/YGXTrpJGvP5eMufpOOMtD0vb8O/bp8N7RM4fdeHvl29Ixs29qnHJmhtQTLzTqCDLLvdiKM3AyFQJpZxHFIpRwQgortPBCDDPUcEMOO/TwQxBDFHFEEks0MbB50GpnrRNbdPFFGGOUccYJ9WHGEH1y1PFGG3HUB58cDQEyxyGFJFLHIY9UEkl9fCxSRyih5PHHHKcMssghn5ySxxuT9PHHJKlsEkgfeRzSyjCPdJLKNXX8kkkx42zSTSW3/HLKLKVs80wjg9zRyD657HPJHpfsEs7/HpP0stAqv1Q0SkQNxfHQQXF8FNI5oczTTyXfbDRNQqd8M0xL/1Ry00NP9ZPMTedsdUxVI03zUkbZDLPVIcn4px1faPT1V2CDFXZYDWGFUkhWmQQVU2ajvLVZTd3Eh9RZI432SHwGvRbTTSu9FEharYV0WUKfPRZLLJtFltl141z3WXDlPLdadsm9Ulp7oY2yz2mp/JZbcfUl9Mpwzx0Y2337VZfceA9utmGBnYVWW3klBreHduRhkViOO/b4Y5CDjceReEo2meSS/TB5ZZZbdvllmGNeGeWZZbbZZJVvjpnmkXX2+eebc45H6KF3htkROV7m2eakZ25aZ6SXdvpk/6CPfrpqrHXO+eqWkcaaaJdJ5jprsn/2umo5GtAH44xDdvttuOOWO0J25Kj7brvtjoedvfPG+2+/A6+bHsELB/zvvg83fHHF8Sa8ccYjh3xyySun/HE5MMeccsA3t1xvxDv/nO/JEx8d9MU1P71x0zkPXHXWSz+89dRXt911z0V3nR3eyaBHbbY3nnt44os3Xm526PE9eeXpSb5356NfXvrok7+D+eTJeJ6e5qNvfvvpreed+u2v99736s1/Xn3u0V8f+++5Z+cO7+ff3v707zeffOrz9z/6/WWvevRgH/7e5z/mTc95BaTf8wy4QP1FEHwDXN4BEyi/9g0wgAQcn//4ELjA+ikQf84zoAAneEL5NVB+4ePgB+dHQRieD4bYux4KTcg/CMrQhQzcXvcsmEEdPk+EARzhDT2YvHg4rwGGwJhajvdEKEZRijC6XwcHaEUsXtGB1dtiB+93RRKG8YtY7CIYqyhGB46xi2oUoxnbyEYvahGNZhwjF9F4xjLi0Y15lGMcycjFNd5xjmnc4yDzqMcsBtKPhyzkHx2pyDfCkY5r5CMk8ahITGoRkYmMJN+AJ4q2TVGUoyRlKelGOsI9jnSotNsq9za4uz1OlpmDJS1t6Ty7qTKXu0xeK1/5ylvWspe8AyYujQnLYtbymLtcJi6H6Ure2XKYqVRmLHn/qUtnzpKY0WzmKqUJzWoGk5fgDObetDnLY5pTnOncpjedl8xx/rKd8oSmKulJS3rmc57tlKY994nNcHYTn9wUpj+pKU9q+pKg4pwmMwMazm0mtKHvXGhDnxcP4K1IeKbkaEc9+tG3kJCWvYyeQylKUlhOE5kdHClCiVnSY6KUldVrqUpRCc6THpSlJFTnTiOay3YmNIytnOn4gBrMYwr1ebTU6UWdSs2Y0jOpJk0pPVWK1FiudKkltak5i6rSnsLUojx9KlBVqVOyotSrN8XqK9H51HqCNaIyDStBVypSrkKVrTFVZVGjOteqyhSWSlXpO5fINnmAVLGLZWwUb7pW/6DybpUUHSBTb2rU6rkVs5J95fYs21mROnCtlA3qZgVbWMuiNKdwlaVnM9tFr1LTtU71Ymwja9ORpnW1Xa2ibe1oWctm87StbS1rW0nCm8qWtsKFa0rzKlO8LleyuQ2uc28r27NuVbvIHellSXtZ1P7WgdV1K3YJutrvjvayuVVtVTO6osbGV77z/dhSt0u6JG5zpHkj635lmziKdjZzTB0wXo9bYJL696iTBZ0xgbo3r/YttF4dsFMXTOGzNnhwRJXwNt0KugRPeKsEfmxgCQxVBG9YxB426l4fvEr8WnjE/XUqhjkM4w6nsqY75mpncwzix0UYx1mtcIAx++IF7//XxQaecYj1S9YPu/jIFubqiQ8sZSeTjscdxOjaVpRY+oZZzGN20WCZ2V32opKvczVvcWNb2tQqV722/aJZIytc4rL5zoNNrl316uc0r1WzvJUfoOvsU9EimqzRHSpyB43d6wK3jZK2YnfnLNpJj3fSNI0jpYc629l+d7Wdve+bUynW1z7XvtpNNGexSF3k4rm6kdUsX7tLWvMy+LAaJXOvff1rDana0TVm8IiLzWIMJ7jYDv6vfTvM4CAvF3TJVh2qURfdu0FY2ipWbYWjTNEimxjFPc6qkLV91Wh3W8eL1nKGyU3hGS/YwUN2prZjWuCjwhTIL7Y3kXVM2w0TOd7/LTYyvJm94GEC2MztRjeCx81fdTv8yhLXd4kPzmpvq/W9YAZ2xz3+ccH4W8PqHeuhc73QWJeVknXloku3qNAzfhOQwEykOu24zzFK9X4s5zJ0e87n2aaZsnt+5qN/WsdxivfP2jW1WquI0tQy/Y/XJCRVf25qdr6xpzEXtdTL2M8645qlPs8rUcU40Kcns4pUP3tSL4lRJvIa5HOne93nwtp2tjvc4I72ayXs1ToE3g91qBsiCF/iH1O5pvOOMhkQkbR9VxzDfH/xNuuQtEKwgwyFsDmIix3uCx973fmOJsPFLe8YCznhga33wsENbWRvu8LP1Duj9dbaKEtc8eye/7arKY9xzc01HnLwg/Pq4Ad+bm6q/56q6Xlceb0vV8Kkj3ayo8+9fIO+v9HG58bt/n3</text:p>
      <text:p text:style-name="Standard">wz73YQgYklVee1apHzw8PhmzKNRt1Soc6moKWbJsjG2ezo9nV9U/0c/2P/9eqNNeqrAD8NGGzritCswSkqSvSLNDKuzzTq1rjMwAkOE2TLugyK8DCv/4Dtckyp8x7I1RzLkLzqd0iLg7ULQsELxQUL1bbrBPstF1zovCrQRscs+bysWyLsfGqPdfqvboZPkFwpunyuyMTMb5jsWHKnMN7OPMLMig7QmJKInoomejRNhBTuMRZPS4Mvn/jwoDrQorLvibTshqrMmczttfLsv9+e7Zw00Jx4yYkq7IoZLEk7LsddLJ048G+GrCm8cEU28J0Yz6Gw0OFG7mFMzdXizId/LBxszFiczhPWhtQ2qgbvERM9KiUWrw6Wj0z8rybcx4FYIIOMAMpkAPteT0V1DM0or/teQEBgAcPAIBEIMHjyqq0YjN+8gMQ0IAQ8IEHCEFJMqtHo7VXk78MVLrScrtLw8DkqsDCSsbaMsFS4z+9Iq+fK0AWvMUJ/KwuMkYxMif06cVfVAKjQ67J6rO+yjU7+0YGnMZVhLTfGra28z1Eu5+WyiiNyUR+7MdSYrfcg52dC7jgwreVQT4IEIICGAAaKAQEs8LLIzexCjjrmz7/WJTFHyg+O0SxQiSxc6secvQBJUgE2ME3VtM2ass44eo90uIv0jNDEmu9K6M82+PBz2s2OVw2gtQtkxSu6TMtLGyx1XPEJ6up1TuxoyQrhwzJB8A+mJRAxYMrlRw/i6PIIixKnuS2JePEa2Mx0oO74PFHsRzL4xE9DWy5QsQihauDvbk8pBGEQoAAF1hIGlAEdrDLvDtJa1IjrMKli5zFfiu6RdK5+iswegjJkRQERoK6QUK7eewz7TpLxswitputB1S5NbK5tCMpMKKqAJxAdvIjtSPAdGw0EqStc0y6aRyfw/RFkVRMEWQ4oWOlPCLMtKqudxI71Jy6rvunsBvI/6F6L0skS+Iszo6xQCGbSi/qPfaqMDI4AeiMTh5QAAXggRMohDrIKadUQcnrswobMFjsAw/ISB0cSJScRnwTI0VgSkGYPu7btK6Usb3bwWcrOBI8z9G6NvY6zzszyfz0wTScz+/Ms5/cz9SrtGrruZ6Mt+waPe9KzxOzSxDwhnKsRQjFo4y7NeZEy/P0rJ0sTBW7xdErrhD1TjPUQerzpLgLJeNsURcNlnErrUQ7z5uLseqhgQEoACF4ggLQ0RwdgFNkB0S4qBNIACYIUkXUwJ1ir3f6SwBgBCQqykXCwwYcnNYsR0GIsx+EsVa8G6QDukSbTT7kP267OUF8teLiov9w6y0+azsmNbbaRL9Ym89hizr70lJlS7mcbEwS4jymxCABjM8qfbMeJLk8HaP5VFBB0soF3LOJbK189DL4elFKrVQqkqukJNPuHLTHKz4pyFEzIMUC6IAOWEgIOLzBKQQFcIEB6AAaALEmXEJC5B1BIMm+eYTwHM8e6BuNlINHqJ7LCzzi08jHscv12yZBUMx4QMxEKBkgSyI5OL4qZIf2JLwhlQO7KT7FZCni07zjc89Au5shRATO4xsSop9EwFYyIIM7OD5qxdY+lCzkIybCUwRGoAdrbdemIUl2IBmVkQNHeBxEoIf1UwRHUBnT4x3D4xviG754+NUEw9beaVf/wqNC52RLgq0DRiAqfIwx7TlYAyO8zJNYdhjZkslSJBq+PySmeY0HRSAcxETZ7+xELMyu6HuzjHvAxMmxEJPE2jNQlwzHGHuxljQsStxHS01apRURSLVAffs3oku41qIBF+gACqAAUhWCqnUBCGAHthy+usHRHqUAHghCeAUyd+SbV+rVXH1Sc7pW9ZLYknHIKyScIVQtxWRP7jlXVI2my2PNW8SnKkREOkrP8Rm+v8UcsF3OpCm9nptWc+VXL/WbR2jLaCUk6AnBvSU8Yn0pWmrPzFFTUqtCwoFXlVVLCDMmwmPL83IlORjSacUlooWgwsQ85MrO8iuEKxVJfh3U/4AbpI9Uy9OsODV6Ni8q004jLnSsTwHUyV7atUldWumdXgzZLo+cUmNrQ3Yo0qslgu5NgO6lgCegAO+lgAQ4Ab5JBLHt0SdIAAg4gSz1ra7MrfwqmVz9gR6A0ruMnnRtI8slQt6JyFVbVtdUAtDtpcbNMoJlnlwSqjUknJ8kVC7lntQ1J2hV20LDV/lZq/upWLoqo3VjWLAdPuQL3as0qlskKUcErUKbn8ezSVzEILQTLJPqT4BNotTVPGxNIpTtJZMhpj8F0JvL0DkdWg41wyhoAiWOAvecxiYO0DzL2YGcypwiRuGkXizOYrpBysuKYEZ9OSQ6AQpoVVYtABdggv8c7QCFLMVSZYKy5Z1VzdGFHAA6TgB2ldPjpQd0gIEFCIE3gIc3mIEpcAIBEM8ntacG+AAG8OM3eAMfCAIAQF/+25sv4GM/hoc+eAMRsAEFEARmHZ8yKIIMgAcfwAAe0N26seQ/1mRT9gO4pIcvkIAMeAMDqAINyAAvQIMUUIAMbrHZIxxVhgdA3mQFaCVF2OM+buRhxoAb6CwyAAFZ1mUFwIIZ8AJAFuQTkIMewIJFBmQtSIFmFlK7gQEGuIcDIAAq0AAcsGZ4EAFwHtKPbIAwqAE/7oM+eOQpOIEKukt2UOVVnoEreGMSooIHWGdAfmQ22Lw0MqcXQIB7NmUyELD/LwiDWT4AGniBCJBFAKCCBRhlUraAG3AeKnCDWb7mfC5ZvoFmL3jN5PUb5p3RS9KwLYqCKGgLE4gC7hrEsJNMZ5pNLzxeQXSoSUQsLS5qoxaM59LBGhXa6cNWbRXjhSzjM07jUmXjf2ACBXgEOEbjHu3RAXABBaBbZTvPBvBFYRbmRvaBBagBjdbfVF6ATD5rTAbkICCAvaFbOaACBLjks36DezAAKdjdB7jbL8ACHCDlXeagBhBlucbkPjjn4pMDaA4BNLCABfCCPoAHaf49MNJrL2jkP8bkvw5svklnRj5rew7kKUBlRIjlDKjsPrZntC7lGxBlZX6DTA4CGmhZ/0U2Z3LI6MZu5yognEIggyzlY3ZGbbomAK12nh4Ag1kObWFGAwMo5r15BBiIgOQ+603mgXeKsMk2590eqLL+RRsgg4sUATVggM9G6zc4gBwgZ+kGZCiwAfR9WWb9SU460P+kYquUAxOYgraYAhNoL3KbzwIlwIwr1MGptdT6JegdzqOecAqXC4GTKQid1Tq7gxPgAR6gASKoAilIACmAAAWgARoYcSIgcSIgAhqwzg9HYznuUa4VxgcMTl/MZBHAgAdwg2qO6/FEGu5xArYm5SBQggfQgBkIAbqmgexkh0TYgMteZiDgggWYAcDeXQMePnLWbHC+AzlIhDK45UyeAf8e72jNruvMgeYM6IMQCAERmIIb4AJOFsbXqjAp/2xNZgEgeIArNwAaqJvyLnMM6HN6buQ4J7zDlOV7+EX19vPoFgELmOUj54JFfgM0gGi2JOd7EIEZgIcQsIAHsHImf+8f0OqSJXJhfmQkV3ImRwPdJrxHCAMGAOQDUIIqZ4AM2GXtYQci/2NJBwI3YG94gAIAIDzig0IYYGsRoEWvEoRlx0hGCE8494IDGPVDr+wa0GQ1AIKOxmwPyAFlDUkASMWeq1mimzczemnnMQEAaIsrMAHk42w/gjit49KXO7U8DsR07DKirnCAD/i3eKpm09NPC8q6geo5puOF7OofpWP/hu9qh5fjAaCA971cmK4wdPiAUa7vbMbWxfboWdTfBkCAz4ZvxHWE58aBN9ACJTiBvSnvdj5v3kHlJ2fWja916r6BO7DLOviAwxaBKzgBP/gCRlB1LQCA9fsCxn5v5sbWQsi8J4sjmd/kO7gDMgi8OlBo1y52G+CBra8DRVj2XLaAVz1MxoaHA5gCRWh7JwBuzcaArH6EUGbyA/iBl+3nWs9kAzjV+fkCoH9oHrDLkrdm+O6By5ODMjBsUn55dCj5X8QEHviCME+EHoDOkin8N1Bz4+4BxrZolRHGfi38Ui7bvnFtaXaE8HRkiFYEz/fo986BbigEQVB1H7DvWpzQ/3L828Ac4vdUVHuPvXhwd7cwgRjkTzU14sKEnZw23P1DzSsWeOkH+GPbSp0Oo1SqAzGecYl3eIlnC4nnfjOGgKI3qt43qsLP9GJGBzlQhESA/LbWY47X5Bx4J199BDZXewLIUkVuZwAAiEf05NShR4+dQTkgNITw8UCQkxp93gQhkMgguwYIvPhQckKOnHjsvkjIgMYABHYgJIR4AwXAxYHx5AgSiZCdnIHsRNL7wACeCACKCtUJabAOO3YvIsDzYeNEInZ1CrErBIOBSwB14pHMAFQrSK4l31CE8GirIhg1vj5i5+gqvHsHCJzNeaerXAJJP+AAOkVOUsD0QBTxOv9X0IaNQR3F84OQEaM6gtCF6Tv3Yrw6dV4s8BKUTFKRNknikEsD6UGNIT7LeSGgz70gNLopArn0zdebKhmehKBod0MlUQ/ezAkYsMicSYkTF738+UHkuonLMfHv+nUTNnUmJ37z4MDw4J/vLD9+vPHxusvzLK/8YLwGhnq0W9QOO/78+vfz7+//P4ABCjgggQUaeCCCCSq4IIMNOvgghBFKOOF/N223nXLrNeeeTgiFdAIFBexXAIkk/ldiAUR8NBx5OHFnk0/wHDDFTOCBFKMHPzDCThkM+YABD8y51RpTLxWyUAhopKDAHYp4J9qRPiqxwQITVZRIcuzw9cZhGNH/E48TTB2Qwx0rGUYAUual955bjiGppAJJ6RaSHOh8kME9ViQgmJz09JgkJgrEY6aMCTi2HF/wvFQUO6C9sJEWWiEE10vQ7bQBU0EJ8icaQApi6VKKAiCHRhxhcEdIn/rhyCPx/OnUCTbJQcZKSWLwEXmOJHJbUDY54pNcCTzih2t9RIqOh4U04EYI8OhJFUKK3NmHAVIUopCPD2yY4XkWuphen9J1Nyd3CFmHnwlO8qmbc9I9d1y5zMEr3Xjthvcdn94N1IA+PYjSjjwUCjwwwQUbfDDCCSu8MMMN++diaMsB5mF44ApJ8U0nECGifihy3F+JTPCAzsTGmYevSHWU/3QPSnK2hyk8OfYQj2uiglYxQsuGoIVwiXkRKWgRC4mkDwtUKSMBjAgmR1dwCkIPUkgt1UeOg61sAA2FwBde1ElFbZzPkaJnoyJvYqCAcvGQcVDTWDNdEpxaK+cT1VM4spMciagWqWbswOUBTOVJlRGkAJBR82c3A+YHPTp3JEePXvmQwg1b5YSIbQjEDMCOg6sE95JPf0sVp0CyzdKPPMjhCOIAqPdmCjz8JidfLEuxE9FK1PQdexzmS55z6m3YHnrnYmfCc861x3vF3VKnU7ceQmype8WVu5N89LVzn8Pde/89+OGLPz755fO3ofQJaRhYue1lSEYVA/BXgBAdAP9I4gBVFBI8u74fZCacnNQnpTBFZoyoWY52dDGinapYgMOSt9JDtBC0ZEzDOU5X4EEWeHCQg3344ObEkiQDKIAqIonKnXDTQQ7OBRGu8QLggjcxqSCJZxeRUyK0piUc9MEKNEAHAEnInEQA6wA6khNwgMYORMBlLhcDTkeUIoCYTeEOjfIWA6FChQh4oQ9NCUIOThAZdigiVBpcIRpPooCaPKlRwNITYDRCxZwQ6zU5uptyiPYAE94EWNXSWu6i8q0WCWlNJ5OeybYTMXAZLzvOmc4gs9TG7rCpXCYbWyKhw63vxKdfAOOe+UIpylGSspSmPOXABAc9nFjPYpDk03H/BAEBF+ynAyoigvz8U4D8neAP14pHVNwlpBrVUDgRE0kdN8eIt/xkLmSQTh5ZAqer9MGJ0vsOPcrGkDOq8Q6owQmS0CjON8QQgCnwjdDCkAEvonFMgqBmC6eTtlK9hAz7Q4gfChKPq+SFHk1bkvq0xIBq/kARhxoUS4CGlCb+IB7Qc+iblLBPrMwFKTVKih/MqQBFMKIBGvAKB98wgymcgAx14As7xdlBOHUDPmpKTB+C8ghEVIZaEHjmZgRATgDcjTi5+1LJfHKSBHQDitqCpPI4NMDn/a5eqgxXI/9hgolREpL4uhd5orPKV97rYjhzqcmw169/gRKVZj0rWtOq/9a1IkxiNnoreUx2yZOlCUQD8NguicCDjY0IRSoSxLrOA016IGIgtfrRCb4TFZrZ8Qc9YEREqIgRnBREEIe9lVpi9oNggvUmRJtBX1K3Np4A0AIfyAEQUHtaIKT2AzxABEmStCQdgiebSFwOGayY2QR+y0Z+2JvutBqSnaDUh3UI4hotVEQCIIIdgthfDQHQA7fwcy484ZNHd2a4yOYoETMUCSIuSwZBCOIOPaDCR3HjkqeAKVNKAMJqUSvfHFThDl/yFu7gBqToTncgDtTRVnAnJahRjJ9/VIg3grO7R0LyreLiXVUzJL3gRdUE3RhDE0wQBVg2T8Iutde72rcee/9tsqkeyt4n2ariFbO4xS5eK1YxhF/i4ct6xWGHAlyAogG44K4l6mteS0oV4a4SPR6qFZyGcxQ5UDOBdYwpAGSIPYZEKplBYRG+akI0FhSmKaaTyttMQkIyIMIPiDDvMutwh+Yil48T62qGbDPFoLCJlf/jDZDYlZMvqLM3ZPhnSiAWIyPmBFrRRQ1DlaYbQTxKVD0oVlAU2KGMaIAj0p3VlxCBiB5cxQsy+sEjQgW4bnjzsaZ+7AwhFh4/qMU0S8lLaJJpwMAEsiBzY4DtQBPIrBpyrvoaZIN7J7zq5KcJLTheFKLQhGVvmFxh/XXzeOdWD/fvPfBaTie1V9YXc7v/297+Nrgj5DKJ3dilOnk2h3MiEjLQwAUU4EEhyEAGHoToriMaQAeqcIJCFMK7Vs1SezIzkMogDbDP4bNXALdMj5qKBzZxKEJCFZTGbQSxnxqXT7PlUa9AgQ+JTUohagfHxQ13hv6UJiYg8GaMqRIwgC1V6i5ZW7yMPDpIedWtylYYNQqQuLg2ogChm2CFsmMbfQmKAJVDxJ/k6BEMR+zKHSpx192XsHXwgx8i+xJ07M1wePNDYxhxFhtPj3CrAUBl4MSTJyewuYaVkiInmutBZQsjc7UUkcHlrao6G3pRbcIUsDMFExgvCS09mVNBTO6khjiTNYarWLUd7slTvvKW/6c8nL2l1aVirKvssOJByHCC+LlAfyDJsYk6xgQF+LI8a3O8kaOTlIj0AQpPWWJoOMNBA5ImZmhCSCFqEls0yKYQXeHSFLzU20TkThCqeYMInvIpAsKDZ7Gy79rWNh4kk5BiGZIxeOrQFarl4FPnzmZNwlT9p7znU3QTQQ4M8s8SunTQzK3KnbXbg5zECE5uzxlvAFRXwFDyqQmSBcFN9UAPnIAfzAoZJMKfAE0ZrMwBnIZ9gR722VPa4Jcc3AkasEBniMBfsAcCOdaOxEOUKBjjAMZJ4Vq1PGDzlViHlZ2+6F238M+7RFV+AAAeEAB25ADhYVgTNBu19c/yyJPnIf8hn9gExGSbKMjDtl2eFE4hFVZh+djYKn1f73DYIHkHSJCBAjABj9FAYtEbXhWACyiAPZHMuzDPXMXdn0BZSWkGFSxAS2jWCdahF3BJDmAJaHwBFuBAVtRJa1SJXPThxPRAEdjA7QQSPeghULCX1YSAHOoQO/QAFqhB4MzfkI1b55HbbfAhtPhJGGCAFEBOEVBi9H3cQKgfGgSKSJjJG5DQ9A1EEf1AoQmYdlkUNd1D6kRHA6RiboREA3QGl7DBpwDGF0xLUNTB4SDA2ShNvIVKPbHDBqwF8RHAbyjCp9QhBvjGMuLA5CjANx1OpswARZxGrJXgYx0Z3OHelxiYFOj/mpQIEv9AW+8wmHB14bTdiw7iBwAUAwBgBwCAQhRgR7INj1J54Qy2kSGNDeJhz3xsTxRaoUVeJEZmJIRMj/tAnpBglbyYBz0UgiIkAhgmAAWkpEpSABMwAQXo21CwT5Fdm1sdU1I4Au1NxAEowQMswAx4QQbMgDIhBav9xBfxpBvMQEuIVlWgA1wc5QO4AQ54wQvqEWCFWmdA2W88Ymc0xQxgABD0ZAaQE4DVyiwml8VooSKFHFY0xQE8QFT+ZLUUFpV4GvSBpTfUQEtQRNIUFqBdC3wMGi6OJHRRmVYUBFxwhEhhwANwAQ40S+ogRB30wDYYpQ8EAU9qwFT2QWRK/9E9hIAFwKUbjGVZ9MDJTeUbgOZ7cQEDNMQ5KctGfIVDRVMIeBqs7IRIsE5jMcJ2gECCdUQiWNReuOA8Mp8EWNrNNF5DDpD3fWQrMedA/CNB4kGxBd51DF6dOZUraVISGpmHSVi2bU/AaCR5lqd5nuf5RIzQcOQiOeRWSRIZ5RA6oENR1AkZkIwiDEWa/Fol6d0mJQeTSYQX9UEXAUURRADVmKDXUFMHfZAX/QjaxIRm+IQKEah6VYtlSYkgNBc7RIQXeMaoaEaYqNAKvYFcIOPJAYoCdIsWeuJAsKWnpVRcYA20UEFslugbZKPSxCLckJDcIMRyIYIOKURCSQqT/f+cBYBUSo3jzOCESV5FhbLTG0BoYTHCBkzRBoUUlxBAAxZFD4DBOmWpBr2BFtgADxCOp8XQctADGcSIjFQR+7TGFCmcrWlTcECch8jj2uROgI0Lc7bSV41blvxnF0rndQRksQ3koSLPFk5P4lVPSA6qYGUhfPCL5KEnpmaqpk7hyWAI+rwn87AcganbcE1faBTFQDjGTGgeKzFh54UVQmSTItzAR3kaUFBOCfImRskBFUjAT4YUaNLFMrFDMIEEFRTBr2qQCHxjQTjiQRQlPPTBDPShSGCiUnaQD8wAAPCAN32OmK1oYPTPq0ZHA/aqIIbUst7AkBEEp+mlCl0mAJz/wFawqViYxGwpVzMN5pAdGmI2Uw6oxR7CgxeMyQkwBsTxWyH06rVGqwhYAAHEQ5PSA6vZYYx6hhIoQFvkxNV9gRMswFiiq8MW1UjwxTg6wkCABKlsBJxgFE6wnYLmX0cMBOYAKXHCYD0yJ4l1J6ByXrQJlqH+Aw/+x1Tho+9Ap/cFW6BuXqWOFRRuqtM+LdS2GLm5lHrCmY1Uz8MJm3rS2OZdFxbaZPpM2034QQ/oipzUQauAhFu0I3fUhNomxR/kp4whxx+8LSv1zXEghMHpBGqUl+iwA9alGk2YVIARmOf1rLWFbSI8TYcQhLx5Bw7VhtekyY0RBFKMV9cuUYzJ/wlo1AGyMFEzEYA9QUsOGYRzEqscHEpgeFc8tMtzxWQ2YQbv5E0ilGS45g2fUK6ZPUdUqEalMKFMEIQjMIZymJwiyWxB5NZtfVhECk+rslKdJZUiYa25+Aei+ke65ONTRRDOKKev9dbWotj2RC35lq/5jhKlrif42RneEdLvLBJ7hphNwlW8aF7rZpUm0ZiG0GSRhau0OWrykBvwIJF6sNzyKK0nHpLsYUzA2SSNAa+q1RjZTRj+9glDbWXlCs7xsiohPZ7Y/trsIjD6tG5PHIOM0IBjHG64OlWkqmfVVjDAPW8l1dgBh8tTUcfPBi32blIAYxxSHdLs0iCbhCfAnP+vER8xEi8M2XVk2FobzuQsIjWvAXdqXH1qe/pv0VLS1WYS8bwh4g3W0c7kjK1p8QKxjM2t1capB99Y2KbPBi5PVZmb0HALGGdGPNhfgJkYGk/PmuAMm/BwUsnVp17bvRQCzp3A5tILP96dvDwq7IXqtgTq0eKgiNHDzwYI8jwxAO+jD/cWIYdxuFgqRSYxKZeyKTuIqsXZ80yxVfEa3s2L4CjwElIxBWOhzr5SqIqrU8nvMGkSBWfuNd3gF+tyECMw//iaE3NhG04v1R5zTULkTlzw3j1VF29IAQtWKm+VV+GXGHuh+nlADqRD1rphIfUy//ipVVmS/wTbs0nbdnr/yCUDiHasnHaCpC9z7TTTcGiI73iesj//M0Cn5yo1sOxRrSV1mIOpcCOr8eYJcP92ZLohdOJWVdYKE7g8ZPXk8iZl3t0tpFou8tXWYCO36BI3L0aL9BSvi1TQQxOhCVZxL/u46LycXwgvXiR5dEgnxR3cr2q8ogI0VwOj2+</text:p>
      <text:p text:style-name="Standard">ZObywrZFI5ZyFVT39SbwvzRDwLrdhC8LhhNCJdj02fBxFXZEBvNVcfMftyYeZ9YvR0SA0Okt7R2EfLsZ/KYAW30TYjrUr/GgST2FWtXHYqMvpkZwAXNPiup0ynsezBZ+MVdYs62E0yVFuAbf+odftu8eZCslVpoVY5Agj0pBq0Jh+2/y5V4e/0HrAiM95bB/JCuqEC1zU9CMINwfOCDK20Se//7uNYbyd4WuoTanVX3zZubyqrxtnUttxNe6oNUs/JpGU5x7Q1K1UW9zUXa69dS3Q/Spsk++kjbcsNG9Jae+RFa21nuyh3BnegAvfjtbQ+KWFIxjJd83AzF6114xdHxtYeQp9QQCcYX48kk7UNU3QHq4cWB1YmvZkJNME/4IGGJcdTY6+/8a+l9HF/nt/v0Iu1ia9t57aET3hGttxbyXHiRs8L96OCH7cLS/eNra8cOy+rkrg5Q/deT/UNR7BBay02u2qoNjDLQTZZW3RCF2F9s5KoTk9BGN2nzU50R2QNX/8M45X2a7Ox1YbZlAZBFZzgURezAD8n8+JzU6+zc7azYEWBAuBHEpjARRR4fzCql/T3Syc1BGPS/z6cKBcxhbe5m2MkezOhKq+nICdzmXewb3uqLi81bJv1DFIwmd/1b9s0hEHvPiZutUGqW9F1MC+NJrezZ1MHV530gyVEJDfh591QjZgcAAObJlOyXwe6Jlt6E6Ns6uaThjN4QiOED9+5eqsw/kITi8u6UysquhDeaj9yATP3pApyALtSfEzk+L45sRe75cXv5lKtFG8VoC63iA93WNO0PW80Z6ezK3/vR/6OnzpPMXu3aRtt2B7hW0db79C5Ng8QPUf5BjP7DZ//M4sXNQHLsEKauHyPGwIjEX7rL7zTs7tob7BFcSBze/22tgnYOrpQp4J4+T0/75DDLz52ckGTiiexubFXvMW/2HETdDar8RkbeStnnpwntfrEHnLT9XU/2HSHMCynm/eqs8bftDA5MPgO9aBv91WJ6mCBC10z9t3N5tVCcL7Mt4KHKiB7sohdiJykNTNXMXEnMxLur/+YWGt7shJuoQls+YQgTztDslxV93IGdgQHO33Yx8WXvdmvlW83dGEXvTtHfSWz77hm+MzzOz7qdy6PdP1y+wN/fIKTC4r//Hpw1QufLuBXddXOsPNuM6IXdxvifTBX8SvXL2gjrS+Pq0Pn/zwQ8/V6Ell7zrDK+/H2ovlrg8TVZ72d0zrPlvv6YLsG0/awnz3sx/4o4YM+0L7t1z7u377u5z7v777v9z7w/77wBz/xD7/xF3/w277y1/7xNz/zI7/zR3/yQz/1S7/1Vz/2X7/2Zz/3b7/3Jz8+GEID5ICEPILwLz8+pD/zKz/7r7/7p3/7qz/tz0cgBEKEyz7+57/C6AP/037/A4Q+gfgE6iM4sOBBgwkZFlzoUCFCiA4pVpwo8WFDiwo5auyI0SLIkCMzZoxY0qRHjRhPoiRZ8ePLkC1l1pyp8qJNijRZ7tT5M2ZQnA4b/Pl3FGlSpUuZHv2CkudPqQbx9Wh3tf9pVq1buXb1+hVsWLFjyZY1exZtWrVr2bZ1+xZu0nlz6da1exdvXr17+cLh+xfwX792B+stHBhxYsV0Dy9uvBhy5MeMKeedHBnz3MuSM+NVAeecWzz2KnfGrOJQu0CB4rZ2/Rp2bNmzade2fbv2vDjz/MKx11s3b96/he/uTdyv8eHCfQNX3rw4c+TzSB93Lv269ejak2OfC845OFxwwG+fW3149vTmoXfnHnzwbvbTnxM/rx7++u6a6Xt3rz844abr7736gEOvPeqEoy478chTL0EDzcsvQu/umw/C/uiSzy8CAZTwN3sOGYIteeaSj7fy/quwQP8oJC4OcFQIBCsP3Gy8EcccddyRxx59bCogACH5BAUDAAEALAAAAAABAAEAgAAAAAAAAAICTAEAIfkEBQQAAQAsAAAAAAEAAQCAAAAAAAAAAgJMAQAh+QQFAwABACwAAAAAAQABAIAAAAAAAAACAkwBACH5BAUDAAEALAAAAAABAAEAgAAAAAAAAAICTAEAIfkEBQQA/wAsAACQAAECXAKHSjlAX0lA2U98VTc+zL2smLLEQVFeo0dmv0txOElse4+mgJ62ZHeSlnpsVGuDW2BxYztBu7Gt91OFtpyDbFM+bXqbgqq9vcvMy8SzqZF7OjdheJO0j0Vfoq24S2d9uMXLYl9ePFx1zMvCsMDLn7LGqoR1b3V/xczLxracdGA/e2NR6FGCNjlaSV53c0BUg3RkbmptvauIw7CVKiotnpKYcIimcoGqlI6Ko7nMzMW/f0JYNjdFfWxalaK1PDhstqaSjay9kHJlOkZfhXp18VKEubu9Nl13c2BPqpqLYXGJsEpsNjo8Vj9DoH9wLi4zgYKNFBQkspN8PzY8ys7MorfEzk53xbqqhIaMZoKczs7MhGxfuqSJOjI8JiY0xMXHcICYYGdvln6UYT1Udpq0PzhEysrMNDI8OjpEa1ZQVlZYHh8sIiInRkRExsWxQkJMwqaMdmpURkZczs7UhnZ0jp6cMjY8GhokOjJUGh4kzsrUus7AlHxYNH4kSn7g1F6A5EhYysB43MzQ1DaUEB5IdkpwOj44pMbM8r60EAgsusqsSjYoWDQogLbAusCEgKrQXC6AOjYoKEJEglTYukhUdmScgngclrKgpoKIulxoxNiEqMCsXCQ0tqbggsjItpxwkEo8IsyAXFocCB4ckER0tqpwzjIkRA5MpFxohLCclHyA1FKs8FKwKCpUzsw0QCRE+lKYyrrQslCcgo5UrG5osjJ8gkqYimB4inZEEFJMzn7c0qbgrIhQ3MyEKFKA9l6MOH6EJiooEDYsGCIIcOqwgqrs6n5cxMTwVmyYECB4qMDwbo7EHiIgvkB0koLYkFJk8EaEODQQqNjQuH4g8DaUgh6A9lhwNDLMVn5Y5BakFn6k2KaUshSkkmBQXD4QIigogrZ4VnKwxNzQeHjY5EjgHCAUGCgkSkiAqMyEOlqMgkoYyH5ozvK0skbYFB4cVraweI7scMww0srMOjZEOjY0OjZMJiYsOjY8JiYkzsrMNjY8NjY0Ojo8Ojo0Hh4kHh4cAAAACP8A/wkcSLCgwYMIEypcyLChw4cQI0qcSLGixYtr7mnMmHHjvY4fQ967yNAjSI4aQ54kybKly5cwY8qcSbOmzZs4E3osOfKjTZAjFXoMmrOo0aNIkypdyrRpwo711izM+I8ozXtRfSqEKtWp169gw4odS/bi0JRARaL92fOsW5Fl48qdS7euXYxo1aI0mXcm378q1zo0iXfjQMBd/3VESTUnR4mC70qeTNno27SYU87MnFLtUIidzYYkyPlwvc6ac/Z1uLey69ewW640eFKvVpiIDwdGbLt2Yoq+884WGPixY+G7NWZFfTu28+fQD2LtiHC5cqAygWYlHXR6Z+veU4L/Nwu+PHXiqE9btemZ+d7iGqPLn+98OHfe9kW/Rxgcv/DCybXGHWOesQffe295V9Vv9DXoIFmfGXQZauexlBlCE3bGWXxmbWgYQcwhxxZqVU2lVokPpqjiV/kJ1F+ALgHGX2Qz+gbgewIORKB268XEl3EJqTdacysWaSROERaUYV49VnShdO15WKBFS36oG4WBjSikkAEmV1WTR4YppoU06ogcb8Tp19uZXb4IJHBs5kgbVsy5hCNyBGrYVl9gjunnn6DBZdBpUA2lHlQLFnaocoY2KtKidD7a52CSVsogiDtOGpGeCWLJlZeaAirqqPdFdVB/WX2KIpWpXvfoXqZu//UqkRJ9aiuHGIZop23eZSpeWjuFSuqwf4YHpZQgJWoRslhyyuSzwgoVJYVPHRgjk+CFeOd+9RDr7bctUjpktDp5iVdtJPU3UXqjLfvolwvp+SWf39ZLapKBYgbgTqK5paaGE+VJ66auKlttsrt1S669DM8XLkPo4kqRjCTt+WbAZ67LabonSgxlsL/21PDIYeL70FkGwymvaAuGRmWUGNtokZBUDTygZqCSrPOKD5sYX1tqJosxXy+pC1l4qTnJ64HTzhvszlA7aDKl+rq78tHUWVlxx5c2FHHXgZ7VNc1cdxz12fL1HO9fQScdkVRsy5YxZMAufCqvd2tXc6Q1o//tt3NTN+RWrEqHXJF5MVr3D+EQEVpcv0uHCOp+dv9tOVhcDb2dx1ifOPRuu8Yt+Fu71vZjcp0ydvnqdxkrkeM/g/3Qk50D3NJls/ek+u3P1q1ncMCyLvxcalcLctucszY3maKXVHfprjYJa+oqDW89hIISjLDsyl+tPbW8V93QaS1f/LKCA4cMfJ3Xt89imXMy6OaQ3CsJ45zNL19z/TPil3d7bjsXzjTlLJq574BgCRyIdKcbDy0nd3xLnqMSM8EGJo8nhZLUx/BkM40Fq37b8knlEEhCmBQvR6jC0claNZ279QpXtlpV5mrlqhjGD4DkkxvCCAgt+JXwh0jKHob/vuTA0nSvh8xyVoY05qENno5/J+MTCNdUISBa8Sa3eqEWExZCra2ti22K05pSFjMxnk452enYE6cVwCu6sSZVylYSBwhBJGJpXnNUYBSXxKPqxYRsnfrdf95IyJrMz2iKEWPxFvgYL7pIf5AkIw3xuDSBjRBivGqVJTVYyE76SI7NImKzegivI1aJjXbc2PlQWbfG+AhbaVHPohDVQU/aEikRu2Qam3fLXvpyU4qr5VFw98tiGtNn48Lc8o7JzGaiTJiWQVwzp3lMRDoFbqCjpjZ9OTgoqgZm2wynJ63ZlP0JUZzotOIzvRlEbDoynfCMpzznSc962vOe+MynPvfJ/89++vOfAA2oQAdK0IIa9KAITahCF8rQhjr0oRCNqEQnStGKWvSiGM2oRjfK0Y569KMgDalIR0rSkpr0pChNqUpXytKWuvSlMI2pTGdK05ra9KY4zalOd8rTnvr0p0ANqlCHStSiGvWoSE2qUpfK1KY69alQjapUp0rVqlr1qljNqla3ytWuevWrYA2rWMdK1rKa9axoTata18rWtrr1rXCNq1znSte62vWueM2rXvfK17769a+ADaxgB0vYwhr2sIhNrGIXy9jGOvaxkI2sZCdL2cpa9rKYzaxmN8vZznr2s6ANrWhHS9rSmva0qE2talfL2ta69rWwja1sZ0vb2v/a9ra4za1ud8vb3vr2t8ANrnCHS9ziGve4yE2ucpfL3OY697nQja50p0vd6lr3utjNrna3y93ueve74A2veMdL3vKa97zoTa9618ve9rr3vfCNr3znS9/62ve++M2vfvfL3/76978ADrCAB0zgAhv4wAhOsIIXzOAGO/jBEI6whCdM4Qpb+MIYzrCGN8zhDnv4wyAOsYhHTOISm/jEKE6xilfM4ha7+MUwjrGMZ0zjGtv4xjjOsY53zOMe+/jHQA6ykIdM5CIb+chITrKSl8zkJjv5yVCOspSnTOUqW/nKWM6ylrfM5S57+ctgDrOYx0zmMpv5zGhOs5rXzOY2u/n/zXCOs5znTOc62/nOeM6znvfM5z77+c+ADrSgB03oQhv60IhOtKIXzehGO/rRkI60pCdN6Upb+tKYzrSmN83pTnv606AOtahHTepSm/rUqE61qlfN6la7+tWwjrWsZ03rWtv61rjOta53zete+/rXwA62sIdN7GIb+9jITrayl83sZjv72dCOtrSnTe1qW/va2M62trfN7W57+9vgDre4x03ucpv73OhOt7rXze52u/vd8I63vOdN73rb+974zre+983vfvv73wAPuMAHTvCCG/zgCE+4whfO8IY7/OEQj7jEJ07xilv84hjPuMY3zvGOe/zjIA+5yEdO8pKb/OQo/0+5ylfO8pa7/OUVzgqhTiPzj9D8U4bKyMy9M/M10JxOPw96SH7u86JHZTk3P/pGhM50oDs9UrLkiNKPXnSbP93nS3f6zW2O9Z8/velMN3rXtU4nsUePUVDnOtepnnSxcynpV68h28cedLpLfTpTJ3vNZZn2phsd73enOqPqrvax073sqUK63nul+Kis4fGEevwLe771qBdn7m3HPNAPj3mU7Lzna6961znSDztAww4p8UbqoZER1WvEG6y/h+tRA/vWS+72uM+97nXvDd/tnjm1lxzsl4H73ue+99BQQ+p9L3vmvz75v4++9IHv/OkjX/nTl/71X1/97Hs/+sb/vv/4x0/+8uPeDnbwx5PXcHp/+CMf+bCHPeK/j/nbn/72l3/89S9/+S+B/wA4f/DXf/mwD/FXgAc4fwaYgAt4gAMIfwn4fxB4fwdogPJXfxWYgAh4fxa4gflHgPm3f/2ngCK4f/lgBjvwgQPYf/V3f/OHgiQYgy6ofyWIgTEogfy3gfGHgzwogPCXghCogUG4ggRoBglofzgYgES4gy8IhCVIgTT4gCCogzPYghqofx04gQ44gTlofx3YgBC4A0IYgwiYD2LIhSGIhBT4gyoogPMnDyYIgl34hE94hj44g1sohV2Ig0OIhiXYh4BIh93ifvawAwZ4BgNoiPIggfmwiIv/mA+IuIE78H8puARwWIaQ2IiFiIBwaICdmIn2AIeIWIih2IiamIKF6InxB4SI2IqraA9LMICWeICIqIr7YIimeItICIf/twS4uIiwWIlmqIpieIuvyIT5YInzF4s7WImOiIzAWInzN4qxiIE6GI32B4SH+IqGmIJAiI2amI3yh4uIKA+hOI4CGIukqI0HuIhiuImZaIwdCIdwSIrwZ4C6OIv7YI75yIuwWI/kWIbBmIo7WI+ZaI7d+I+hqI+s+IqzeI7mqH/laImU+I/heI5AiIv4CIQEGZGc2IuiKIkGWIzvSIkbiYCR6Iro2JAWWJH7OI07CI0FiIpnAJGmOIsz/wmRofiS8vCSGemJM+AP/eAPqgiTbmiILviNjfh/4piTSImAEviJUpmBRtmLsHiVvkiCtWiK9zeKp6iV7UiFOXmMRXmM5viKb8iUubiKuoiKWYmQ92eQbcmBa0mKcJiQ0qiNeSmOfHiVuKiAzmiVHBmTvriRpXiVTmmB/geMb5iAGomA+EiPFciRWWmWtHiF3tiSaQmYJPiF0qiB+XiDj+iLD4mDg4mVYiiYjVmPFJmWB8mJTJiZFeiFg2mQ9aiLl4mPXOmNiFmM3LiOHRiM8FeNsImbBhiLzJiMELiNMOkE7tcPYPmPrZmZf2mVSwmMD/mbskmKFVmRvDmWkimXtf8JkqWJneuYjRZInV0Jmxa5lceJncC4lH6JmIC5f8R5i7rplX5pnLxpnWrIjnxJkNwJjucpidyZirzZlIZJmWk5mO65l7wJhORpkPr5mKGZie5pivTonZwZoXFJkQZ5nrWJhRoqgfj5nfYwl1YJku0YlbHJmRr4jM8Ik4ZJiZMZl5D5ok/5ibqZnriZonAJoGZ5jjVpjuVYkAcYlO6HoqcplnP5l2T5mZopn1wpnytKoTl6pDR6jPPpkFgZn9SInhzpjMh4nk0poGM6oEgqmat5mZ94phyKlyQYkumphmO5n5DZn3TZmZ9pj2D5pnf6ncaJjPtYpRa5pY0Jo+LIjsH/mad02ZLx2aG6KZ3waaWbSZWDWaeCupcViaQwuZVkiJtsqo+H2pqzGJKAOp9KCai4uYFxWqPKqZxzmqdBuQzQKYHU6IizWIuZ2qLxyZohaY8+OpN1WqU/KqjgSaVeyZwa6pgwqp+tuaagiKsi6aXVqaZYSZD5qaNoaqdfSJa/yaKRiqKG2p2SOYppqpHk+qScaaJp+ppguayrOqGXGabN6opsmqzH+qMuGqngCpwluqGUSqWICaxIyqw/GrDXyYSqyaXZyZp02Yl6mpMu6pVHeqSTypXKaI4IOaj1aA/OSYifqZ/O6pRGmZuGCopMGqAB2a6z2pmXCZPAKpih+a4J/4uxrgqQjVmnnXqoESiZmrqoiDmsc5mLjDqxRemdPRqP8OqlnXqhwmqyDCusp6muf+qsjMqlnrqm/jm12bmVAOmZB/qqx0iywemidoqNLOqzOquXGUufp1qXf1mdlYqvxemlTuunfFiUj8mayhmcegmLStoP7MmW21maFlm0B5qQObqNk5qdaRmieuqhY6qZ77qLKMme0Rq0gSuuewuKGAq6qhipm1u2YfmlfKilxRm4MumnR6ubowqxdKuxh8qOM+uviVqQpmqRwQqiuiuX3MiueVms84i4zZqtVnq7ocuj30my4gmYS1uWIXmxGaiK8pq7IRqBB0qldNqs26irM/+7szkZpNo6poM7oNGKmNd7muRpp7xrqB6amJOZseaZpWH5ibkKub16rNsLqS8qkisbo/oIwE1Zv+XrugJqsp1qsPiru22aqA1blssqtf3oqFiLn1J7pjrIryHqu/GpmSZapWBKsGP5oOIbtdkbgwz6kN34vaf7m7HZqMULtDfKsPAJonFri2zprA3rgoHapcsIs65rgLXqD/TZokOcqbKJpQIrjSYppf8awF4ZrJRZvwYrqdLqsgosux26p+oKtfGLntdIsEpMn8gatToswUjcvh7qosyqukAMwwh6xGgspRHKvxkMjSy8mYF5qcB5uQw6sQ1sty4MsVfYvibJrYb/25Zn+8ddrLWPupZvmpAcSqzqucNUW6CGvKxBOZSm6Io6TLLQyscwK7ku2Kmg6sSJa7SA67MAy5/eyo6qO6Ori7l8eqkd3L2oW7Ch64mbO57mabw4O6pDLMc5KsYI/LuW+pjS+Z/MGbeRO7UoC7EerIO5eoWYrMooe80fnM0+7LM9Kpt2q8E4y6w+TMgxioz5C760S6b+usnaG7M567XYGLg7cL58yMWYvLyu+r542sxVPM1ResS6uouli6W1a8t5KrYkfL0aS80dWbK2WZclC6e4q5SKi7in2r5U6stsCqX568qmOavjyraESqw32pAsC8G8O9JPjMG4jLeZbKDc/8vGsIyiaPu7HK2q0cm4KtzMqAzJGQjHBhrBZvm0n1zDHfyy/xeyRiybRVuzMhzGT4zMe7m1UtmX2+mmGoiuBE2xSZzMgDqjjAu7sGnKidyPqomXNfrP6pnI/ymmZGib1HqDaFqsOyunczvX7rql4Ym1HMiS1orXSivUCbyVXg2lXayaOe3QlruZvoujIvrT+/ykxTrJt9zCvYrONKyi89mdcr3D1Fup9lCrhEvYJu3IVLnRBh3T9bcPu1qTPUvJ6znBiju3omqIA0yyq5zYIIyjl7h/+0AGXADUyTyPx0zTtw23fvqabR28mXuyRzrJPKutoFmtjCzHUbmic0yz2v+7ncNruCpco7/6sCc9x4GMwGsbqMm4kw7Y3Nn926Cdvit8qdZ71mXK1adMzfnapt8arPJMhgp6z+731OprrNoMqXs80jx8oHAIg0HYwB/qr9NtwwwunGYg2Th8xf45r+bphMpp3v+8q/jt1WgL12QanXnczXqL0I6apqB9x7upwQJKrROdqlU7x47ZqAl8wkrNg5X6jN8Kzt68tal4h2bQgrKMqZpc0cs8uts91lcq2jHs0zj9qTmKqjlbnhtd0GMZsrcK4FFdos3drVa712PpliOI1KCa1DCbsNati/IHlz2bgQwM1optqGcZ3BVc0g2+3WKsw6RLoIodrTJa1T//vL93C7z2Pa1eTqBpHbDU2uaIKr98rKkJG7T/OuOgi7NV2cQdqIzxd4mSXdaE2sehW6Db+86G/tCAvbcWOrH+ndIRS5WAnaTPiZm//Zm3S63IfeBwCwFKsAII4AKTaOpta8bsaukoagQWMAUyUAkw+NK2K5OAK9ViyAI2cAEE8AL8F8Jj++hy++uzzb+GXu62bsu7+5rEbM9mLuDW2tLi28oXHJZa6uuS3JcefKU2jsg6a6B73YPOOII+8AQXYAUvsMOtrNJF7a1gXdOs/qWZO6UAbo+YbaFuXuV/isPZipRODb5oO55x3NwmHIRiKIbyIA9igAASUAXGLoU7cAY1/3nqPa7cUbwPzo4PW5AC79inTiuwSc3QCugD297t7D7AZb7MxRzVZZzPMc65EW3SY</text:p>
      <text:p text:style-name="Standard">brWMDqpqnzHV83XbfqgYPy4/lztNMq+icqgWgvRUB3vK/uQPiAOF4ABCR+0u9uQU3noz/uRE96vp/udJY3bMn3GYXynmKm3hdjJRizAdx2u3Z3aOWl/XCAPZBB/EFAFEiAALnCWBFkH84fyoiufKs3aoJ0PIfDsMZACrXvm432/XF6ILMD2bp/u4H2hb4ritxzdvqrVAdrhoTzGnX2nCy74G7zkXp6hqk6xyV7fY8msEpv4uD25Zo3ji/vmPp8P2s7tCR/76h3YAm6a9B65Tv+/yyGMm8IP0tDN09xt5Sda4wVaxByvx/1bruEb2agIAAAgBfIPAHEwAGLABACQgsGpgGQIEGfyyctnL5/AfQUPFlxikKBBezsiGrGQJUaKfRJ3JMzoUKG9JQTlNVzIUWFHhfJY1LhA4AVBgSNHQlwIMWRNiTcTEtw58KTEghtzQtRoEmFQhyFJJoxIFOTMhjdF/rTpMWFMnDSbfkSKdGi+nSSTgjTIVOrAm02BRmTK0KlCgTR7WgXrU2BcsQwfrm2oMaIPGy1fgAX6kDBZtIZjKhUptujCuCmVejQM02fZrjzhnqyrlmxfukTbYt46s64Tf/760ZTps23Yh33bRjb/TDqfCwESECBYQUSAACJVdOTbwXgJGQ4IXPjlTLumT6hQQYawMOWi28tR2XLe6nltyR0axAnmK5rqd6Zrhw4FvdlmY8S1v0b2TNK5R8wmFbvuGj+qTPsgqwsvq9Tbzrun6nqts8kEtOyppXKKbbupRjtMQIPwmoqsHbhgQRw9XAIqo6s++qqjvKp6zEIITRvrv7xK1IzC57BqSjv0JAwqvQSl26irGVLz50AFi/quvu7WQ2kHeYrDTTclevvNNxfMkMgeiCBAIDgXzohooCRH+xEie7iw5wwmCaLIIowGKo64JeI8Yx975GkSzLJ2eNMeM7BcQk86vVxJMHvoHMjO/7ji4mKefAoqFE59zEyoUS5GOmOJRuMkA0u90iIpNjPM1FOfOuWJydQdGnWIDCkK/TGjVAuts85G9cRSn0zflEIekPIxYx6SGuJ0TEm76sjUJeqQh859MI0zQoEafWhWXkWylVWDGq3jIEzxS9VXg+qoYyyDzPwz1R3qwPTbOs3wNZ846eRUXD25GOhDwdozj8cRjWRrRK/+1SqxTy9z8LwFM6Sq4Dy3So9H0Ap+mLAgl+kHNOYGvkvBy14FmKaC9nEBAQGUOOC33QRAgBphfdrhSQmUYCKnbS/8F+Js46KVOutSQMzRRoN2lDUTweyKuL8CE1HVfOwVOmgz+mzUDP9enYqIi1Sr3qfqlAzuqLCQmc723aHLllZVoJZACWRtOc2nZngxlXakrH0620675wqWVyYliutBLK901SmxmOJzB6mRftUtheUeO2gyv8w261n/zEjoXpHOxweWRETsKCRt5s5Y7BoeczOjuCpRK6HCNJFDlPR7XayIHUbKHtRSy29ADF93i2Gp5CZDB5M5OEAJDoxH/vgDkldCBwBSNQPmFZ53AQDMtZPMo7+ZXvMilHhVFaKE1oWdaVXFoglfDF7KtqlqVeX12EklTx8o4jDfnT7t0pJH6q1Nqm1Bk8ikUAQRqYmkKbOqlU8cl7+3KQRybkOM7QiCPqYljibjehr/5LomtGUNTmzMgRfm7jKraDWwgZlDX59K9aVYNepDIXqBvpjDL/PEhT2e6R1sluAEO0DBDk74zsb2AiGtyMYrPPIdT1r3qbQgBWOYCVI//DGVDZmIROtBkqeawgUAHMA3VQAOAsToG+CorDcIGEDWxLAlCcRRAr7RwY2mArrOPGABHygDPnLwgyNQh00KeRMLHNCBD+AjC2XIARJAICr3yEOPsPBCFvwYAy20cVAuGYgU8qGBL4ygDAQIAvY00oIFFMGSXsAkALggtTtU4AM5aEAAsCBKDDRgALVyXW3yoccilGEKjGwlWojTAgUEEx9+/IEWALA1pLFAlhhoghgc/0ACL+Tgj0eo1A4cUIAi5AEfVmjAM+uyAw8UIAtRoIAQsEAFEYggBxFoABNqFxIhfDORi2zkIw/zLWQWIQd5kOcWVBA9sERECBXowAlyUAYrZCAAZ5DOgIywgBO0D3tt+VMSDCGCDDCBOiK4SAgUwMcsEKCW7jLpCESQBS9M4Ah9qha+PHeYCN3oM2/pyYREZ6OCEPEfQzXDDDYml84ARYcKU9jESsSRr7DGMQcEGEqCpJr+wS6q21uK1/IXkTqEkQgrIBkRdiOl3AiAjP9QwgDI0CgmwFGOZh0A4YgWLSGwRJFZmMIyCUAHIJThImSxUwuAIIIyJFYOfRQBNQPAQf9aJUABF4jHFORgyTKIoAQQsIcPxuMSgtSBBQzAQUbLKYU4CYEBiVTkMsvghQxQwCA7YIENRoABGvTgBIml5S4/0qCZSMQAG/hAPPgqzsxuViFCSGYWspCHvgoTH1uYqaOk+QHc3mCWiWUkAbQQhxq4dAp9JahE0+cAeE5gCEBY5hSQK4IfoGEfc3LXDlrQAy+IAB+ZHWZjzTu10Y4gC3Jwbzzy0Fu02Fe3ciCwHKBrBWdKqz3SvABIIYCp4CZgAyfwrhR+YYETxOAGHUisa+ELggcUIL/DLMMJIsCDVt1LaTV02JEKZhmcTZEvE2JMF0ww1H/MYQ37wYppnKpU3+H/x2D1MY2L2rO2oKBmGUNijpMtAzqwtegjUgAAAAbgguS5wAU6gAAExjzm5OkgzQPw8sh6E0cimJWzLlpRUISgjA9k4Y9DAMEXGuoFL+BjsD8ybGIJQAMegMHPxdVsAGabjxBg1KE/GMIRkqCACDQBAmbY5At2gKtvToGaA2hWPlgQyinkYAIwuHSeG22Q6+agCEUAZBwqEOFUrS2qIdiwNinNagV0oAR13cGdvZDqX8OgB3mebgqAEusifCACqQCDAkRZhi10YAQEQAIMTFCADzS2nIT5pggiwIkTFKEJ3l5AoEUwAQq4qyAtKEAOpkCACczhAX7WphdKEIBaJYEK/37M9wNMkMpy4moJhh2mFW4AA4YeGwU8UNzP0lkGGaTAcRKh9wl+IFuKiKAIbfBCt02AXw73oAc5iEEDqj2CHJwA3jsBjGA0E5vWSOfGO99p7TK2hDU8AcgKmIGOqpIYtCh5XyVh+lEZ9qPWvGczcbnqapKaFF/SJbhiMkgYVyCBV8SZCHOcK5znGGezw1nsVTgABFzppe20ZSo7SAIOsjBx1DZLAzYIt3UqYSV7JGAMDp2AfItThzOQVgQu8WTgJ0tSFXCBDDuQQkJCJQ/PXqB9ESn3qImzDzI4wO4xiPyl9kFvL6BACwWRpkvXSQEuYA1/C1NLXi8gaBXIgwyxx/+SmewR4DJEQAW7l71hHTpsLF13mfAGk/G1SUrsmWHvFYY3STxAgv1S055Zu+biXwAAdyVgj/iYAAiixqfR4kAEKHhBmTR8AisE4ZVcaFWhdpUPwTu0CQCP2qldmgEIkBfowL8Nw4AhAAB9eIjWy4EmGAAp4Bl8gL6IqC1ReqiPA6gCiMD2g7XPqiHNWJsb4w+nygz+mBGp6IIwALJ/KLr3uAn+eZGb6Q8D+S0c6wyE0Yvfwh0hCZ4KwqnoKJ0V4RWxGruyKzuxGyo5Srs4QgAxeCU9eR0J0Q7xMy3USpXUYokp2AJng5e6OwEtlDfEMzVZEgF2Mgj0sgg4aBJ5a5T/MxCITrOvAjgBkHI0uck/7yIDiiKOHWAAlxo2D5GlE5g4xJGI/0EynsoH0cMHGTgCedgW01AXe6AO+HuB2EOcbPkmOVjEhNAAWVJEHiCJfIglPtKsusKSfUinKZABFYCIb8osiaKTbbEHeuBDfGCndDnDLzSTOqCT6wIp2DOCwYuBI5gUL0EKeai7LIA3U0yISAtEOAgajpgtxQNAKcQoVSyUkSJFfliCQtgBititRUyWt6EwBhwAO6kt8lA6v8gqvzAQJamLmxPBLlDBf+iCjKFBHuQPnnpHgeGKO3oOJpIR4qg60ngMnOsKrCCQ2RMrekTCJGxIeiTCFeAAMriT/6BgkNIoiHTKgi2QLZA5A9FjE3cZFAwIgk3pDkirCBRYxenrLWF5C8ybsWacQ0YpFfR6NwpolECRB8PCSTF0qfIzE7E5kzPBCYloSV06nV6pA7pTPwCsPJiAtQ3QvHL6vTEEwLkISQJQAVtREwUIRB7okyVoRQhDqh0YqYzzkAL8PjPIi3ygiFRUAfzDKJcYloKAOxZQBg7TAk+Cph24AxvQAyt4AU9SHKYQpIxrlVRJJwtLiG8kAB6gk1zTsPzarDGRBz7ULAiwl5pzCRwhkatbx/w4ke+IR9nJh3lUQXvUKijzD+5xixkkki3aKS0SzfJIiIqhMp3akeywDbMwjP9jIYNRIAKITEIJgEgVhLO2eiut60252UOXasDA4Ygl+IXA+oFKYIV9kEQZeEapOwMh2DARacaJuxydYAhTAxErUIB2O4EMeKSysAcN4MPeChxeOYMPC7EU+KQKqLDNspcUogzOKAheOwEZ4AGnaJ192LsQKadu+RM99CjN1IfrGjU/MUMq8ML9hJdxSQC9XMmE8CZ12oK/gzqDeD8roLhvVEVPApCBCE8O4wHasi0RICcm4BSaOgPqEKz9RCHaGkNdkhqDWAI3rIEPUKnCpMBcQi17gEvwcZQfzaZx8wjR08w+6cyXSLquIZCr680c4RAwHQp5SE0gGwQm5Qotm5H/04mMp3qOqMNBAHEReOQdgpCI3OkHjpHNf0KQftEKKeAAAUBOtQpU5ASyOKoCF3irEiySpJCI2jrSqpzTSLQAHsWVb9TC/hiIvTtSLeCCb7yOwOmROsnLC5A1PZA5Cmi8WDm1Dxim/SqDReqrmBOsv4u1IHUIg0iCEZiCWE0snDQD6pADUNWeXkFH7+KUOg2aKt0sq8QuXbILRCwAnySg2hJMBDVDaZ0AR7sMqkHH9nnLivhCTgkc6QuMNngBgbioE+DViILP/5lUReorfBiv/dqvxpoFALCTG2FDgbMweAFGknK2iagOGShRmuvAV4rPm/xPTutAx6DNrcCKNsU5/0+pDBsciXxYA3rsghIxIs74GvPoR/wgVhcsne0BGOBUiKvSTS3NOe7IqpqIojqAgCqASAGgSEAtVCS8WblpGhJsGLkxVi3IGDWh1MFCRPWDN3tp01hrAgBARWVUyqgIj8AYrzIYtW6ZlNrarcuKhzKALnzIg+dqNk6rgNt6VhFiACpALnv1SajNSSzqC0jbgFSEMQXhG5BMWtirUKflgk8RPVQtiIeoORnQArn5JvKTLZIACiyNVpwUSvupUF0qk7zioymYtCPYFXsQvTKQg72q1ylArNcqJ0MRIHuoA/GLy0apUukECyfdwi/pNM0ZiXLbLKqZPs8Zk3aEKsyw2P+5wEEk0seDINOhsscU+Y8lUyKUjLsBjLqdAxAVMR220EErAlMt/YzG2JDSrIu32gEAGE7jlICJHAAOWIHilKMVGIV8taPfeVOheFSXYE44+dfq0EI0CQEgyEIKmIem2IeMKFvBkIKL60hkPQuDEA89wIAIUL/4Q8CPYAFwCJEbAAEKRjEKfgAKTgMAWILRmqVn3YuwQYkUQqcCKIOP2x22wLypTNEBFJoqjQIIoNBp0qVKqQvGVEajmSErWMWMED1VowBlAUV7CE8vSFF9+AVp7UhcgZdH+dEjfQEyMANHzCsqWCSM4wH6w1/44oELtmAMpmADUMyIBYsONkAAAMz/ltCCBHpdzuAcm7PB2t3MzZkx17zY2TkQJelT3gTZjKXHQYAENbCDNXCXCvmn3z2Ko4APklXkgXHelE2Pqku6qbqh5ugU61UVapAr3yCZh2xI9OUA7IEcLsJHrTVbEWjAsFFW7LuIPuFOuQQZLNGwJwZXjFMBMzAU7A2JQbGCIcCCVm3gbJE+WaIl7FkWZvHfZZGhYZ5cjMyO2GiUFX3le/w9pWmAVmEKnqAHsy1HLuDEWcJXhQFJdVJGvumswCjcoPGA0mK+Arko60BQ6mC5VVQLn4BRl1hDg9CHM2BMnHxACxBWgfXfQvFfOuFf2AQZxgTAeGYnKcgJNp4Km2o//6Sr3QEwkxnKXes9CtBMkKa63hrpGuwl3n9Qgx0AMic46X6Agn4gooLkXRKUO+jwopiGXmOpsrrITX6xkJ4AqvDJjvyJk5EBZXjZhyE8zoaMMwHQgZOEl1H+mraIlT1UP08IgMt5FDPgw55plgSogUncKKiGNCBgOWd7PyRVGPkQD83jASHgO3xQvRrGkpuEYbexxKnhFVs1x+ZF3gQhDg/NqD2IMajqC+jMgX/jTdbrHL6MCFlqA12qjW9KRtnKYRDZyke5JkV85bpY3Sr+uHyAUY3iFENJSUHDCGgyXYZTvSUQvwtgP8zxWarJnwkZk7wyUDgQuFwCAKL4Hp8ZkP9OMzJEhCeGxdImk9QiogoZrKCq2lPUpEdRELqhgoFBBrKiKkY6A9owNYnXEE009ZiqmAw7TY3V+JgnmhHe6W6Ohgh5+NMqUI4sQQBfMOqIZCOFGJcLBV4oQlZgjUPIxBIYirTxuohzYYCPmjkJsodY6sMBaMPVMuHINp2E6DQz2OoLCL7ExhLqaGstIIOQaEOKasNs8WYEw+6axlX5vCX4ooDwmS2DwN9704KaZEOk5VFYW+Y2gpDHJmeHQMcDvUR1wlrDkCzsQmUzQEYSBTykAfFh2xXQG5/f27CJ+8k5PBNT4fA5uSCk2+m6w4AwuIELUEUhXQLd7go3rsuYjuP/Polo5d0hN/WiANnpOc2ipxBperwBUYABIDOBLgAiKMADJ9BSmCbvuE3ZOAUuOEXTfFhZ4iYarJMMLCr0gzCIAeAN5YgeJjiAr0tCs2KCvJ5pOJ0isNAAloA8Re3sqRym6xgIXssCn/yTiKg7waI4VMcoDIC3rFEJBngBzsq89pGISMuBy+5ebxZ1Svk9B7iBFNiW6/ICVI7bhjnoJZhJeNtFihqtF3CrlXCpldwUgAIC09olqxQoVN6KG49svunMeR5LdUqpUlpiCsS4I5CbSDuwwuOlpqxlOjECOnAmuZGHHd1xsBY1iaLvVzIABQiCAbAS9MqluiKMlDQ3EiBs/86Cjtd9j4iuKDPnAixVDxziTamDD+H9wPKWCI0t1DAQhRQcKgUwBScAsh1wgkWvKOhd5EyVqgThXaHIiCrSTSUCzY1muv1pjmyxE3kYAEJQApMZhQNgHuRJVFxBDKbAo9jJQaVYuMBiJCSYAzAIL5ELphgoUT6xbD9CAhPoM2ySg5IEgDkhDvRaVyvoAB54gGAjxd/rHE/jk2bMxCNQlWYM3WSztoAlDm9W+DzNmNbpjJuEKLeH+4ZiVh3FqNCNAT47uXDKAQCclbsGoGiFbCxRQBBB59VVJy+YpR/A+ifogAvIggYWXC4Qvcu1Ahp4gX3rgEBTqVAOOStoAhOoNv9000ZZVFtVjygYUDREoqZ8fT8eTQv55Lu+Olac0m2m6jTKQHcr/b3JfoHVwY7rP6rBv+6A6dMlkHMVVABEYO4fe24WpB214Dp/wSmB0d236EEdVA0wTRGN7/4wKU1Z8ZXYq5pyKRM+AQh5Au3tsLdEXj57CQsWTJjvTD55ByM6RLjjQYET+Mp4mVJGxAQTFqbESLHD4Y4WBTziw5el5RQCDQDkq5PvpjwHHU7IiScHX448IkoMkOLDxgUCL+TZk2emBZATZWIcscfl6QKPZfBNkZNFRI4JIMzkY1Hhg4gGAwiyXWJQIUSFch3m0zkFaI4cLUVEGcBFir0ECz54zFL/5mOWHCUCLLFpz+wHDGoRQpTnoVNYCk0VymOBNMItMwQdFABJY0SWeFzvyqR586DlAmXkiPiquoyVmRSNWDhRWwTwKTkyUNinsCyDEb59b51tJQgAMwk2nCCZwm2+JUvq4vg4gcIZg/L25eOdpeTcMz5qJF3qFjvpoRDMcDnavqH4iBPhOuSP8D92CJHH34AB9tfFPwkquOANoiz4DxQKKHjDGgyx1dCABU00oEP74JcPhxkq5OFbDVW23Qz+LOMPRSLuUKBEnGFHHozYifceU0zdxMVNPaIkWo/kCajhWwfZmNB7BGUonQIj5CBcBDP9YoEIJS20zxL7CJFEB3qU/5FYEQ0EoI89BPlojxAMUMFcDhEEwQSPLIhzX0ICOdBdGVscwZQZZxxTgBeG5QDLBEdEJxpkkg2AJGf6jaihRJGeJEQFJOQgRx45xBDEAPOwNVoPRfAkghUZ7HkmZDmoNdc+DpAQz3dlMrXDUSfIoAJCdRWQxQRoPNBDoLghgYYU89wUHkL2aMBABx19FWYAZtgUUUoKFOFSGTn8wAMAx+WzwxI7GKDAB16IAFSUAcjDhT1n3KkoiScFtoFwM5VJ3kO8WcdfWXMq1ahBDlAxlF+PiaOHUi+22J/CShIJIsQEtoifiRB7mM8aDz6oACIaP9gFhhHv5xbF5MWF5H8PLf9U4qMsg9iUE/7404/LHJ7M1soUnTwkwA7tVxHOZTaUrI0WUnRhvCMeHZ5o8uyQqz1A9teffzcZhBPQ25VZZkQI6ZMQQdrJKxdEK4vWLpbHhXcQuFybiexEMZKMM4dzycWWhwr7vPVDLz69A5F216mzzluTh53O42V3ZxnfAQ6uPGV/y1mBxmlYkEEn6WjcPlJA/m2HSBq3xBlaJ+s3yZFvPWN2gS1wAgqh5ZqhcXbvI1GWSoLYUI/smkn6yUKqvPORKVPG8Fso45hzuwh6nOANHT+f4CBSzO2ofkQnfzqJSWIv91wCLnRTijLTzZCLNBJZtPpykewhibsX2bJDECX/7b39EYeuPeasvix8pK4HMOzkL38po4iNrnY4hx0nWdmzmvwWRj+F2MhASrsQAzE3tP4Y6XhTm1/FgsbB4wBQhHfbgQeo0DgKvKw/4dFfZSJ2wffgZzvGAZvKMDg1k1lsapOjSLLskYSBlYAJ+RGfvEiGNd3RLYhgs0fdLHQk+K1MYTSqXw4ncrOQ5cceznueAqAwvQR14Yox4mLcHHUkDBIQeQ+L0ctStIx+QEx7arRb3IzUsxgKjmgA8uMa5bfBRtmvYvHLnO5S9jC5QCpJRgva+lwGEaPB8UZMhBgfHdlFlf1RjQBKXohEViLhsQp9j4yg8CASw/AQaYHDU5lb/+LznYnhC2n7+1bSSlYQizDxYbkMH+FIxEN8mcEzH1CKFG5Iyi4e5IoyatT7VGYhK1bxkIucZt1+ZksdXixjY/zmP0CGvZbVcHuvLFDQ9FjHHHJyCeXzR1t0iDNVho6RLhulytqnv/gdj4+Y/OcAHcjAiEUye+pslPgsmUXjeQ+KKKui+zBYTqMJL5ShjGfOTsTQTzLKbxFlFCcfmrwLtm6aJkTJnfAxyy4WNFKM8h8P3feyANFUe++jJh4dyJQz7OMXUSlJHaQ4UGteEo5GBamIemjPNqLzSjUE35U6CpcvgvN51avpDk26RpNGkI3u41+K+gHPuc2ISBSTqIhuav/Po0G0nCPcz1mTNLKEPtRFI8Vi/irqVpsiVIuMkmvK5hdSGEnVpEI1KH9gWk+PcjBlcQlZ/H6JPjsWKYBwTCFIWGjHGFYSm0fDEKTMlNCGCbKPrwxeduaBJSGQSzLRWWeIQDtS0hLviGTVYf4gOU8YsvV4NgOpF6s6xjKqM16RLWz3lBbZSFLUQvaI2cwWRlfx5RWklawgHHmY2zZa9mjFPatsI7izLBKSnfY0KzlZdlhzGu+vOLsubr0LSpHRFZIAfGBnqQhVuQWWrVfMJvfYWkrSqJSFtv0o+NhH0AnOLa4OpGJu3WgQFiThBgpoVmbMAK6HVlLADUNfVOnGPNb/na6yJIaoxa5pJrIQzpvC9RjI1npXngE3Zzrl8F/t6E6Z+SOt2/xQidm5Sgkjb0MfXJ6Mo8lMBz42tonFK3nlG7KEYlV8/y0tQBkrWPVW7agBVGh1L7jIz8YTslbcYD87NNGk3eROmf1hWsW3UQPF5WcxvKIBRUrmDnqv</text:p>
      <text:p text:style-name="Standard">LGcJCj6owgXNSTme6sxuiN+YYm4uuCLRRGdz4zkDNfxDDWpwAmeo+uIFXRXPtMwo4apLxUNeT84qkyPNPizmGil0k791pkdL/cqUDRPLS9Yz7dxKz5zm+JZ6na9kRejPKAJwZAwWMTB75lgJGlKU4F3rqKcWvFPSyCAewMGbq0bKgjLS/8k5S6pODZRcC2b0McmRAwEykAYNB6mr5DZqHhG8PDvet84uBaZLCas0eczADQtihRPMsAQXb3pBXSgEtUuG1Kn11753lKA93ulo/xRNxoz9JRD1x8y7whqh7g3vcjGqbYaxueRCVfEpR9rGiHoW2e188FPPKb9HNxZ7j32ve1euTVPKaLM5a8hJmAfbBfPcqd0euu5CXvH1ZZd34wHcE20d616qvOff67Whvxo6etZtnD/bRxeeoLFLa7rg4ZSXrZeONOYeF9z5JFzMxJrcDxkajjcztlzzs+vSGhbYEbR7RbC4b/PmEb7a/HpvoyykeG8Qfmh8ZryzqnXT+tGNx/8VIaszPlql1fmj9Ov8Qd4SUGMfNpt33SLLLChAX/ZWm1aDYic5z3CmEo6uPo40EO0s4GqqWrY7qIfYNdYFSpud09ZrezAXnt5bUjl8Ryofzb79dhECvsweF6jgQ+fMBsszhG//LV0z6fx03huuWza/s/FZyveqfu0hF2S0SUnz9KqVraJe2CFziE26D5Zwm5Qn9+VTy+nR9Yzbgy3YhixSB11MEk2e8uBcoziZVmEU8rVMWTHQVoGQ0sxAHBRfVZUR8oyT0dzZmuGfYaXPDsgRi3ReXGHg+SyVcu2OcfnfBt2ZKE0f83AVly0aiDkg/czdUEHKA/2fwhzgzQlQIFX/3mx5laJhngQJ4Hm1RX+JX0O9Esst4cxVlnyZl3UFnhLaH0QJUFvNRUKMTux10MThCJ29Vc3QXeFh0QFaYNNZX0HMQBp44DeBTK01GdYV4JSJoTPh4HPJTPSR2hnx2sb1nglVUGIdVKntXNIpXkhpYRwOIZ99ochtobfFFBRuIeAdT9L53nzlR0W9nfgJ4Vexjv8wUQDSGH/4Eyj+TGBpki7t1ri9oB/WjMyZ2NOtDHaRnBdiUZwJnTWRmgXKoXkNTSA1VRfAAB5Oz1UlmQ6Z2ibdDPxNzFJJxDs5zYW0Fzc+jeZRy/UBEUP8Bzh6ozj23TmSo0SZYztqXjnCo0TN/+M0GU85GpY94pw7qiM9TmM8fmM3hqM7ymM9UstAAuTQ4KNALqQ3chU6PiQ/9l060mN7USQ7/uNF9uM9jqPTICRBcONEquM+fiNCOEE5POPzlNHfcIZDMmQ6eqRAotkg9gM03MM9rIFN5qRO7iRP9qRP/uRP4uRN5qRQ+qRQFqVNIuVQAmVPHmVSGiVULqVT7qRSNiVR8uRUKiVSTuVSPiVT6iRXRqVYfiVZdmVZUiVYeqVXbuVQcmVRsuVZYiVaWmVQrmVXhmVayuVQ1gPBoaSCqIE3jGVZauVZBiY02AFi5iRf3uRirsFiegNOOqZkMmZk8uVjOiZkUmZbWuZkOrTmU9bDUl5mPWTmPSxmaUbmVQplY45mZeIkZC4maBZlbGomTs7ma6qmat6laVIma7ImYyYlaG6mV5rmZJ5maYYmbh6naErmauYmcGYmc9pkc/6mcbYmY77mbVomdmJmbVbmdl5nZ5ombCLnce5lbaLlbBpnbAZneFond94DdEpnZQInaoLmcpJncMrnVdJmfnamdD7lGvSDGfjlgtjBZs4nb2Ync6ImgLInZzZnY67BGvBYQAAAIfkEBQMAAQAsAAAAAAEAAQCAAAAAAAAAAgJMAQAh+QQFAwD/ACysAQAARQPOBIclOF9BIyKiQmIlQF/FoI9jMT9hU0uXnqEyXYleQjaBrtSFlqGEQUlNMSNqXEtjh7Lf396BVUKJiolkgZXjg6Kbc2QiLEczISJGVG/WdZUzP0Kmp6Z0Rjc2RFDAwcBQXWM5X4ZfboxCNTSZhGlTaYRQQzdUgaR+Y1VzTjIpLyw5UVo5aZAhIUBzdHM/XGtGbZAvNj9yXlall4uGf3DHflRBaY0zVYBCQkRBUl1AMSOBcWh3g4pumLyooJAmISO/Zn1GRkRTNi5NREU+PjxmcHUjN08rRXZ9psZDYXotTn5oPzErQV9QPSKJYVGllHnCi3F0UkdBbpROdqWEgIGWP1ywiXhkXVwhJykzKChBbotdZ3XTzskSEyRgkrRKSkyyrKlBSVw1KRwhIS9UTkpOTkyVjYuFcVpzbWGftc+UTjR0OUyJX0QaHyCfWlYvNjRFQDpSUlRMUlpCZ3tdYGSKWUM4MSt8dXyGZlXGtZrG2uilxNIeMDNkY1s2OD0mRHSGorGiWjSGssSOZld6MkwqKCM2MjxqamtTbWpVRyFfRBx5e1xJd5qnsLKydoyVZkyEUl9WemyKZkwuLzRienpiZmVmYmRcZmpUVV0mJi0mKiM6ODQqJixCOEwfGh5aX1w6NjxTTlSuTmxeYlwyLyteWlg4OU+KalcqIkRNUkxETDwuMik4NytmammkOGxoDjSwEnRoVpRoatRUrugKHnR0QIh0StTokuieQkQsdOCwxHRKChxq5qzEpGhKFEh6oGwoCizIZtikLGAeShikhrAgIAwsLMhkhFAoEHR0GszoKFhoUnBKFHSkOpzEOnQSdISk6LwsdCRqyCyEeNSkpLwgNAwOSmAsarDIKNgiyIAuZlx0GoAYLEjI6DwyLjReXlQeHhxaWlw2OjQuLiwqKjRaWlRWUlRiYmReXlwiIhwmKiweIhw2NjRiYmwiHiQeIiQ6OkSKZlw6OjwyMjQuLiRWVlQeHiQiIiSKZlRmZmwmKjQqKiwmJhxmZmQiHhwmJiQAAAAI/wD/CRxIsKDBgwgTKlzIUKA9e/++fWtIsaLFixgzatzIsaPHjyBDihxJsuRIif8emlzJsqXLlzBjypxZ0R9ElDRz6tzJs6fPn0BNfquX0l/Qo0iTKl3K1CFENp2aSp1KtarVqxq/sfmnDiLWr2DDitWpstPWsWjTql3LdmGnifZ8tJ1Lt+5Ye1rfStzLt6/fv4ADCx5MuLDhw4gTK17MuLHjx5AjS55MufLgennZfPNqt7Pnz0n7uUNXD6+90qhPq07NerXr1rBfy45Ne7bt2rhv687Ne7fv3sB/Cw9OfLjx4siPK0/OfPlpdO3QuesHurr16zMfPkSnnbt3e9/Dg/8fL748+fPm06Nfr749+/fu48OfL78+/fv28+Pfr78////+BQjggP5pNx5n2CWo4IIa+YAXaXthtplE9UA4IWZ4YTjUhRxm2OGGHoYI4ogalvihiSKiSOKJLKbY4oouxgjjjCrW+KKNMuJI44085tjjjj4GCeSQOhb5o5FCIrmXOu2oUyGCDEYp5Ub22GRllVBetV13W55H4JcChgnmmGKWSeaZZqaJ5ppqtsnmfF1ONOWcdBKEpT9GHXTlnmJtNt2Bmz1ZWqDcDfpQhagVatpziaq2GaPPOXooaZEaCqmgiyJaaaaUYvqopp5O2qiloCr6aaemirrpqaNy2iqrq6r/GuqlqdIqqa2konprqbvqmuurstbK66+x4upqscMeO2uysC7rq7LCPssqdF1RV+e1U16ZpUN7YikWk9y50+SW4373JHebhXeuaep+ly55677rXbzo0dvuePKCZy+87tbb773o+ouvwAEDzC6/AxucL2n/IlywwwfP27DECUO88L4UP5xxxPpO3HHFG1/sMcMgf6yxyRyTfLLKKWOMcr7iSoftzAzeuW1RNtskVj/2/AkdpV1BN91oDz2qb6RFd9do0tstvejRTzINNXdS61q100Zb/bTWWWOtNNJbe9002F2T/XXUYZs9Ntpls3021Wm7vTbcbdP9tnZ143331WpP/6333H/7zbfcgsdtN+CDH1543ujS7Dh2d+ZpkM0PSQ5W0PZ0RTTP7RBtTzuLisazxIJSSnqhpndcemmnQ9q6pq+nzvDq/NIeO+uqo4777LrX3vvtvrueu/C8E4/o78PDnrzsxxtPsvLFQ9+89M8zX/3u01tv+/LYXx889dtHrz3y4ncffpOgy/n4+nUZRTlCOaskVnSlRQd6V0GXO17Q7oBdHtr/g1sAuXSvLRWQPQAUmAERtkCKNfBjDyRZBBN4wAFOUIAKRCAGK5hBC2qQgAz84AVB6EARmtCDKOygCjnIwhAGsH/gmQ77ZjgX9/FJT1jSjuW+gjn8gc5+o6Efpf84d7pE4e54RhwPEoW3ROU1MXVPPOLsmDhFJ1YRileUYqm0iCouJlF3XVRiFsW4RTKGEYxfZNQZ1ZjGKJqxjWNEIxXLKEcr0pGNc1yjG+uIxTvuEY92XKP9mJQ5GhpSLZjAmZXg160dYkU09tvOaDzXP6pJJ3Ods2S9DvQ/Tm5Sk+ryZChBCS9RlpKU8zJlKlF5NFamDoGqbOUEY/nKTroSd7C8JS1xactZ6vKXvgxmLoXZy2Eas5jI/OQsNWeuQzpTLEbpFiNzWKWxpKt/myEi+oQGSeiAJ32rodTRAmWa0oxTUuakFDnJeU5DpdOd5RzbOlXTznjWk53qRKc89Xn/T3rmE579fGc88QlPgg7UnwVF6EEFOk+G8vOf9oSoQRu6T4BKVKEUDWhFI5pQh1q0oxud6ENB+k17cA5c6numSqtiwztN0ybgceRVuBOdGGauZ/s7zySlIx6UgUeTCztPUEcm1PkMtWTiOerKiqoepaaMqe9xqlSNStWmVjWqVzXPVK3KVax2VatZXc9WvUpWsOLvpjhFx0rXSpVE5uylLhVLhcQFLtDxDJImFdeftEnXbfZMdHrtJib7OrSaFvawPBss+gobLkgi9iFMIqxgERtYyHZusZN1rGYtK9mY/TWwlVVsZDML2s4lNrKY9SxlTcvZ1BpWs6FF7WhVC1vW/4rWtLQt7Z9uy9jP4ta2sv1tY3V72svO9rXEbe1xh/vb3Qa3t6t1rnGF69vH8lawJv3cz+yXUrZ6FynRtBlCtKWdsXznITut5E2/c1aiWbJ/ifUST0HX00smtjxBXI9N74ue/NYXvhH0r3wBzB4Bn9e+Afbmf7NbYAUPmMH4dfCBCRxh+j6Yv+ExMCcp3F8JbxjCHbbwhEGcYQ+/l8Tk0fCJMZxiE0sSxd5R8YtZHGMX29RPl5zkTb/LY/AqspoHiZ9MrUKoCkWSZ5uhn2l+6M0JaReb5WQY6EaT0OhAucjZpXI+k3xJJ2uKZ1o2FJevDCkwT9HJVjYNls2sKTR3Of/KpWHzlp+s5jL37MxLfvOa79zmPJP5y3yec5q9PMRAi5nOhI6zoes8aDhnGc9jrjOgw8xoPduZ0m7+c6Ex7WdJbxrSiHa0nA9d0+zab7t46bGqf+JWbcE1puatKXfaG+MN89RzN5V1l+Z74Jzq+sMs1k61DgTsBQo7uxjcr7Ehi2wuKdtLzB6dsxEM7ZtKe9cchpu1ib3iZW872dQ+b7S5PWNvDxvc2TbQuaed7mNfu9jVXje2Uexucj9b3N9mN73Hje5933QzZ2Um0bq76oLLpKWLDLK2dNYn337O1DHD7V21u81xzVZ0n9McYNGXV+lsnJCiUezQ7to/Jpmc4yH/R+3I84rJk4O85JddecrRd3KWqxzjM3e5XWEOWpK3nOY7FznOYa5zm8d86D+v+cx7bvSiL13iTQe60Zmec6k/XeZEtzrPoV51pW8d60lH+deRrvOXC32vWff62SdeUm1m/HMGj/tMWh1XgywcyGE5cMBzCrf2MrukmrzzQ+J7oK6UlIDulTV7twM6T2JO2os/vCYfvx7De9Px44F8TiW/JcqLx/KNn3zmK8/4Xa+32ZG/vOi5o/lZlx7zrCc95/mO+s2rvvOj//zrV19718/e9bHX/e9P33q03p72xQe96T1/HmaWRuDrbZJa5U59lyAc7wWhnPzCguUj5/l4TI4k/47d+bOofQPJbFAHuJ7/IEDPNZ5GBpqks1sPJ+HtG4Qc/xSV3JUlItnQlNIO7YB/9VcP7gBo+qcp/IdH/xdmASh//mcaDlg/EDhFDcg7FMh+EZiAD6iBFiiBGKhdHoiAAJiBN7WBJSiCJ/iBHGiC/ceCKfhD3+AO+CcRSwaCS6Rk9dAk/YAZ6oB2YTcdTNI5mbODowVhdkVx4pRq1deEJpFI0oRDV4IOQ1YVnuN6zGRThXdTZ/UzHfYQ7ZBYPhAEg0AFBeAg3lFqW+I5waZeNOY5PqAOOLAAGzACTJA/4sZTgGdAMNRsKfYNc1iHTIAOCtaH11Zje5hi2nGIMZSGov9kiI/oiKAEiZMoiXy4iJGYiLU2eJnoYIrIiZWoiVroh4joiZtIio0oipcEinwoHYFoh2uYhnnoXtplIOigDmDGiDQ1Gj7gAzzzgwcCZXtneX9CcE54jB1xfUNGOQwXFv/HZZGkaG4WfnxmZ3M1a9/gAwXQCmaIBSE3VzwYcUMzWEP3dISUhD2jAnRoh1QTXHXFc441SOSoV1amjoJIGl0hRFQWTzxTGvtITvoIUf1YjQDJMP+oGgN5kBnIU/CUkBAVkA2pGgopggzJjxL5kAYpkBcJTxBpkf6IkdcYkR/JkRkZkf2ADq94h3UVWdLBdXp1i/2Ai2KAATNQAuMyfxX/wh1igAM1eQWxl03jEUmDRF9Eg4xG+RHK+GrY9xWPUmslZ3s2FXC6Vms0JR1D0Q7aSAUCUABY8GvvFR6/hjl7iIWZo379YI80gAhGpl9BVB6ux1/nER1zyAhpqQ69SHmw13vEt3y513yjl5fJ95e8F5ixB5ikV5iDeZgghnyKCZfAp5d4mZi6h5i4N0n2aIc2SItTCUOFCTozeQB1WAInaYvjMR0+gAF06AQl4APh0ojvd1aWxU1HOZsbQXcJZ3c5dJtgsX/bRS07d1moZliL9ZvoQAhYcAE+cAH+4ANYEABYgAWsOXI0OB0kNy599XJVF3GX9xApeVZF9jP7CCpZ/wZnGekO9qgIg/ibPrRyuNWSRwhJ64lx7SlZeWVxUDefmFWf8fkn+PmedDWPnDM07sla8AmgnyOg9FmgF3egojGgaGef7Img+amg9ymh/gmh8qlggYierEl///YcQvR+FfINM0mHoYkOJzkhA9gJ7lCiG3CipsE5mDiUrdk4tHmjFpGUCoclVDMWUbN37qVerpdemoc56HABBSAADLCkAkAFDCAArcCVNQVOIlAAXBmUs4iJk3hn0SEal8kE3+CFcJNfBaaXJdU5c2mHcWhhD/cdtFiLpXleIiZ4VFNq4SKnOiWnmvSmc8qne4qnbqqnsXggfSqocUqoeUqof4qogf+qqINap4lap4sKqYH6lO2AlohAlXaKU8Q2OvbjoqHJX/gHHfbICCNQAleAf8ymDuUpSUNZSDgaqwxhm9uXfY00FrlIcRA3lCCnq4rFTf2zCUlqhk/qpFpZABfwlJmjja2wlV25nyTXoNeZhA0Kht15SYYyaqhiZReVXoFIA4MogdLaTanlceI4n+Q6W+YKROgacerKWEc3SenaruyKoPNqr+eKr0Opr0JDr77Jr/G6rv86rvlKsPtqsP0KsNkVcnPJoTSlORN6nVyIFySKmi96qv3wKf1QotMQmqw6cZFUlRynh5g0fbJ6snqiSM1oq9RUhVThXHf2lL5XawInbWL/yTNYUABOWgBlOAhlaIYX0Kv9kJVNGgQ7OGLfsalZ+Bzc8aUTV2O/poiOOXpApI6meoeeiphCWnqP+R33tbV7aKSCCbYOJrZaK18WZrYQRrZpux5fi7a057UvdmBtKx5vS7dxO7Zw27V6C5sm9a2I8JSEeSCcM5oDKAb2KIhF06IWK4jUsYNPOUnWmUoYh0koe7kF0VLechDu4A69uJx44g9XsJyEgCdVIgZXcAX74AObgCcD4QNX4ANigCc+4LoyAXCnlrsvB5y5Gy5C2Q85ywEFEARWWrzGa6XCGwA+0Dk5KwDOywAFIAIXMIA0qGQAZ2fo4CDjaQ8pSQyp+oNG/yYG/dMOmPEWnwO5YdiDmgEd7bC+4HGS3zqI/viD7tAVEgEh6pB+B/g5AjiAM/gNnVNJAByG0yW53LSDYYo7NDjAp7GDGVs/ouEk9dAPAZy957e4KErB7+uPANyDt+i/EnFXQyEdE4wObDAdYfpvGru8VwmMF0yDmDFlEkzBA3x+Q+ubp0GdAxiGftKDhsKq7zKA6GCDRWjBDCwhM9gz5mSEAqjEmDGQqmoP54kIE1dYR5haN+VZEwyq7IgOYgAGJgqL29GbbHpSxLZbxoi5sdpqV4IQsZu6Phm7VTK6tSsQtAu7qWu7/5DHqosJeHIFM/G2OhakfjnIv6gvuEiGrf/AAIPAjYPwpIv8vINQtARMtFB6yRywvK80p+pnDxbgAhLwohsgAzWZkrcIHRvbASEAmqJ8ACeQA9Sbvo0HAyRgoi/aAzMQBD3YsOE6FB2wAxcrmjRoD7Rsyz2gA0yQk6TBAiRwAD3gAEsQAi8qAw7wLoesbUJTD8Usyi9aASVwfgtMy6H8ol9AyiUQtKbVDgMwAXWIAgOwytNsBjkAHdHMyqHZoZnDzBvwzGLwy6IsAyOQABfABvSDi6kMz638ynPlJ99gAR9gy6NsBkzABphBiP28A/ZcBg6QAxRMNYm1sRgAmmpqakO8zqNsAMwMmk0gAo0bmsn6yeM8yq8cwtz/MZfgakpbyElJmI+F0gkqIA3B3A4YAMx1GAT9M441i6De1DwGqcZqrKMGUbu9WAQkMAMJUAejm7p2fAUaYAkxsJpyPBD+kAIdwA8GgNW9OBP7OHETJ415loSxd0QioJWMrKSP3KQM4MjF2guEYHgFkNdN6rxm6AMO3HIC2zlLwM7cPM0SQIfgqg4TYgHNvNiiPAIGELTboQ6gutgyYADS8aWs2Q6JzQiheQXEwAYXTdmjDAXI2TMssMo9sANEvc8GEEOZBDrHky6bzc2dTQymqQI7QNrk/M8nEAb90IPqMABdwAhOcAYLINyVXQI4IAHQPc1Q4IuY8drOzA7N3LGL/z3T4tKLFiAH9izKX1CHBqC9pdEBir3YI5Cp+CPZBzAN0P0FPeDNHswalxrcvS0hQpOmTJDSPWAH0rzYPQAFtDzfi20GDQCG3EuHioAIgzet/JlPXZhJuNgzOxnGhhDGb0CIGuxNRNQdjWekN8kzTo25UF0QV2APV2ABE+ABByABG026tMveZSABNRm6A2EBSCABQO4ADUAIhBDIcXrUenhJJ7aeXSYQF3ABAUC8vRAEUx4AvSACATC8w9sLw+ucWFClgO28AnALQSAG9/M0slZJ68zKU2AFHwDPrGyHbDDE8j3NOlAOc4DRL+oEBoB/bGAPYoAEJkrKVhAHWgDkKP/ABldg00xADPZQBIqtmj4JOh3AAy/qypegBSYq6az52tPQAwdwAKfaB0QwBgsktk3SCSFt51aQ6VMwAmNwBSC9AB2Ly4VOBCbaAycQACeJDtXAzjLgzDNgBewgAbU+BcHtym8e50ywvP3AzNMQ7CJdCZeA0DLA2pm0DZO9AWVgBgbwAXp+0qoK6aR9ADowBss+AokuEfLNCD0wAnwA7qzM4ORCiO1Q500QAKDji+2g3c98ASyw6jLA7Sew7C+a4yJtAFowBaD571QD2vhGlo44kDSFSZ6ZuJXNBD1jYTqmcQIaf+w3aCl+ubQ6ZMu5DypwBB6wATpeArSLJxaAARL/MAVAbgABoMeqDOQtL7pqLWUL+3BACWj3Bdci8KTO26xinvRKv/TNivS3MLw+0An0JWsi+jnPPtkB3YsnCemi/NjZa7HPHAYAPBSJfbF3CB2BuAEM7jlNcgU/mJKPPtmS7ujqwPVq3wCK3tDNzAgV0ADLTAKizOAG6JodeBodjZodKwgNcAXi0jOpe37r7O6KEAQALC4W8AKg6QSJPucDYOn77ADIeQXaDpr0bYdD6wPA/fkDrQ7afekJ0IvgAQPwbIf+QL5xQIe6LvZY2QkwoNim7w4usI5gag/7sA9ikAm</text:p>
      <text:p text:style-name="Standard">ZIJO3/wV8nrHf0AmVvgFO4ACsOi7+aA8P/QV2iIu3/+gOox3Q9pDSHTsCQRAd6ODPG1DOrC2+dW6HhPA58ct60ul216heJsdgkF2xs10Bb9DJ/wcQ/ewJFIjOnkF7B+25O9juoLt2Br/9o1jR4kWMGTVu5NjR40eQIUWOJFnS5EmUKUH6+2fPn0uXGv1dsafiiIcNEsyUuLKPkA8fFjBIICoBSoB0VyoumVRUR4lMLFWKFLgQnbur9tQptJrQ4FZ3/RiCRdcvABUBadWuZdu2LZUCPsS0cyh2YcSG6NA5VDdgwgYZDoDqbdfP74YNI5gQc1dkAqMeJwJ4Dduvww5GTgywQWchxIEvd3JULWjvm1YcCzbQYGKBxIHMBoj5SP8oBoPqCkzYXJndb8lfJyjYuGMB68A0J4i+RWSIUOFWg+jqffN8oIeZHOpOI1QnUMzrxA3UNR/oGrZkdFcGdEFsJkgnvcR+f2E0QnZCdSxCIG4SoJ49/WCTwYALqqrHnd8gM8CHvv7a4IQLOvlGO4YuA8yAsj5Y4Iv+GKrnKnS++aaxCayTzQc2xvtugR7uCcCh6AZyp5q/AhuuneU0/MKMBr5hATzNiGHjtB+P2+COBtwZ7woVVAvuP3tS20ARRJyLEauxGrInog9htOfDsBz6sslpEFOMIa0oswqisCBSp52wZLwKr+2msvNOPPPUc08++8wTk5ZeElSjhIKawAP/GSRwoIErfJjJ0Q4mmEKCGUr4Sap/LPigqBOYQAdTPy3aiqAt95LOtIFQPQ2vVAliKIhB3JJ1VrU4uKAwHK1iDlU01VFHDA03qKABhLDqxwcSVGNNOykVIwbVhagDr79+mkxMOHeybAc6d5pkRBEUkFggNh+yUse8HhxAx9f/+ilyA8Hq+ZGRDXhc9dTTThPov9MS8tYJngraFkYSNzhANrpOTc+FDUdIRKv1LvShn358dQyxYevRrh7bVOvPh3YCFLYBxmJEt79vrHUYvn66dMe8Daj94I/wykpIoK1qUk2RRDoBeaF6VPb0S+muchc8yapC1wB15AWPR4i0cie1/8wcSPG/evw6IEiGvGWtoTch2qvVNYudE6Gs3BEDB2no/cJM3eoSOyK8YowxZ7zwVidUvvv2+2/AA1eJJZheskcjoK7ApAgSJjEgjCv8mSlyfzB5Zw5+SpgpJor8sUAFfgxYpVFAAT8NS3O5ygptN9PEast2AmCgFVprXwsuoHxozsuq9nrzoB83iOwC07ICuVkmfkV6MoWq6gR5YFWz19Rtb06o2R0OEB6KC2ZryK/MEBkIx+WKjMw/8yU7DTquckabYyS053HihShzSOVEoFQIHWLA1+yKK1SDB9fqzrGcZp0IFEhJKdLRxwD0mQfd6k1vopiUhrWimAVgRAMpy/836pGaLyimWjsQ3ghKMDF39CtkyfqCZDpRmPXRiIC9K5U68FePfrBBBQN0mFbehTJ1cGZtqhmB+JS0riKYoGrDQYeUqKS6NG0FLALhEvWyci+HSGlKZ5AAYmbAhP2taSFigRMZfyeWOcmpHoJjYxvd+EY4poRwgnqJRiIHk0b5II4oedNE/iEQD/ZrIgP7nUGouBcs2QMLBZgVAxhgO7XEBU7RqR6YFHaQEQWoBwtCW0K+IaVlsQAD2kugD06nF4MI7YcX+Nnr7DIeKWkPMA5g5amwMoABIkaXu9zANM7no89skmKlypqDeJmu/Lzml+oIkQejY0Miikc7RINTEjf/EKS+sCc5OfuPJq3QL4N8EDcBAJkm7yMmhCAvfQUK40CEFkRxvW2WYVhXQt7FS8S8jT4jEA6I/qMO2njmQm+yjXUgVK53qQ9nURqXYsaWwuANaCvtQF65Bja2Q+JHTTkD5Ig4pkXFsMEGqkkMGPVVqrq1c3V5y8se+UablvhAKZL7B6D0mBJMcC4lMaGNoAp3uH+AyqVDLQmgYAITmRxVpjclqkhYJR0RtcwuXNFK9RJpqi1doABoYUsrBnGBCzzSdgWYjEGq5xXrzQlvjjnAgIgxMNOchmrO0qQDfGUqjZ0mYg4zZz9GhBU4aSllJDVTAvZxLMJcQYu61OcG5Hk+/6f50gHfAJGSZIjPTRLHOJtcF5oOgsMtBUsQ5PSSaY5mHatlMzGIuAJlHVIc1PKrIVL6WMiC6QCsqfWTRGTCjyTbLzNu6TAOuwLHMEBCXUYmDKaELb0Yi89t5sWT37gCEv7QIg0WIQTIuY+PwBMB/+SMoatJ3lfk9RmJ+ktZTLhCVciCpYt2aWzrW4iv2nEb7Y3gDf3IYhcTU4KFSvFLqJIt3eCLSNM0lU+Va1Sj9kRTlXCuwUttlFAVfOGVBNUlg8rIUh/1KQyDRIrTSQham/mhDyWEbnJqnTtEINbbMSAAsqMdrWTcDhL/Ll9p+o9ZQ4SOAZjgQu6tnzpAyQTiKP8zBsTjCl922IMimm/J/xGbnK63AA94YAsQ8IAJRbQ+dOwwMXwoBxzMfOY4jGEMQ2AuCYRnNSoOxGf1LLGSIKrkC3RHRjj7jwVJtiVU+QMIIUCDB9KVIgFes0oPnVdgUgwla412YnUdUWkmpE5l0pIspeoWDxHRR+rgALnt8ZT5dIAKOMQhDvSAQ5lRgYoSQO50qALLfIoITUbwaHwJDUDLfIc8s77Jt5oZlRMXDa04x+ghXZFuP8RgrZICkg0dMxOAU+Ulu0VRuq+TTojxJNOgWngqkiADP+bwBjliSnLrpmnhvP3ujBjVp+L+B4XL5WB4b4Ru/lgHGc5hDoCb4xz/cOgDbXyn7bH5uB2d2KpabsGAQXDVdoMIgBgo2c7eVS9nwETtPuh2laYFSzHe1R7KRrQtEVF0XKwpEodeFB3ygCk1HsDDF/TwNhGq2B3gc5jhSpyqK+jlgJucYF6KNhB5eIEcVjAHJT6TBw9UgHluoIc54CAOhdymPoj4p0L8cYMJ6MHQPFEtPzmTKnOS501SclE5g4khKOlLDPF7UAB++HK+4Cc1UBZP0JUkhnrAAILDS18AeuIce5TriAcpTbY6s58B/YhFggHau8CbYoYAG0tOG+iVGfE1hLySwKj6OIrr942OlWkExLJLy55NUsWsSSxkbFNdtsSQOLU+3yrp//c5+GEIfvDDHKQAgjxKhxJxkAEf5hjCTlkSD3AA3xDSx4chWGEIcKxj97tnybyBipEJR4fe+S7xOuAQ8KZXIvgAp8c6SnzIroPJIe3QqozrwYb/vFgAaJH47QqABdrYF7WyKjRCKdNYIfkRj2zxGQQsKXRgA+T5Eu1oB9oovE64jZIKOjGZmLCZGizDgxHYAZrpgS9iiIqhEROpjGxRklHBMeK4rS5hH30RBy/wvUqgBH6oBCtYAAiAgORwiCHwBB0UARnxHwMIOo0BPEFbgGfoMiboByDTpk+TkRWSrNy6sg2QNHeBoP6QGlyxgBJJlwjRvJTrhNOqO2KoB7pQkv+FgJn+uMBxyY1V0YpvAIo9Mw02oAu8qCAWuQdO+AuH0QsfWh41nCBgS5XIIrYtsRaeMcHd6aSvYLbo8A4MLClAO5Vtobb/6qQwikToKAgT1IrtAwmXWKp/ML/g+z1DqL7qw75wSIjOqbfxy4jkEz502ykf0AAr+L3gk75UBId4KAnOARQIG8UHCxR3y4iX2AelMsaLsIchAAeA44NzoAcvIAN6AAfhMwdwGAJ/QB2veKqHaIdFggssUEOG6z+JowIGKIACSTH3KTFWQaMsqRgIdBKe8AFxEIJL6IMlgL3FKKY3uwC08ZUlwIwgYQPwEUMo1Ic3gAMgSIEv8UCaG4H/S0gW4VGEBgjA79AeR2CC5TiVrahD04isQ7MLMTENSTg/4Ru4a7yECXgGLuMedZCHcpgDOHADkNsG8NDIihkIdcAEDAgELhst3ki0IrqC33mgtsKtiXIn1Wg728ovA8iXbHm9a0qAcllICNEOKNyKg8wM4RADLCAE3/EVYmAYYQmATghLJxAMEIEhHNEYscgWZuqKghkBRWAR9ICIA9qAy4sRYBuxAEmvJuKtGGm9NiEjRDyVepgOTfwi2qifr8AxrNzE0zC9zBybXWkXq1gjZ/QIRyGEG8Cc36sEcCADL6AH3+MHcNCEipCEG7BGSfg+jyC3SjCHGxgcHxgC30vN/2sMzmu8AXFAPiCwRqwLzT9BRsMhFJ9yCaUITcmJRlEwB3qIB0yAOX+Ih6rjA08QgfYimq7Tl+nIlsQrAEciK6CAlbZoxwsYEuupog8ZyTSxPS55TLaqDyYQByCgBE/4AGNSjPFgA3FhBBk4gTA4pATpAdE4kI4EDAS1h3j4NyKYgAQIuiapyDEohHjqgQrIAXQwpcuADDPQjbLYiyUgAggRC3OiLKD8LNIUBdT0Ro2xhyvQjyw70DDgig4gAtnohA5QDRIUj7uwgB3oQTxAgZKJmG2iHtjqgW96CIOQEi0MEHpRDI0ZjyD1JXtRh+rSnsDIgQ9Bh39IkHppgE74kf+nWI7XUqaPeZcg8YEUqy4qmY6LMaH2wgsWoLsDWAAZ6Cfm4DUcYpMjmyh3SESm2RJQQoQ44TY0uZsw8qvT6BhGmAFEgBG6eRNUMi58VDZOlKKUGpWBUM6NOBx70Icb4AN8cM0h0IfOYYkUAII4WIfK+YchMAd+IIPiDInkowTmU4lG0UV+gAN5CDfCQYlavQHf01VSxZM52jDbtIifMohZfLc+qLpKIFauWBV1SL45sDo3gCKCUYg6lFMK7IUCKAA1SFd15YB0DQJWgsKJ4a9lQwgvIZjKkhHUAwGS6gGiOIBCMxjtYY29aAftyicZOINy+IDsqTa/whHXcK4y0AH/HTiALEuXEZk5PKiAOKgDDIqM0YCfDTEYHbCCD7CELjofHDMf3OqXz0IHeTi/cxgCVTlUdGAcWTqAEyAHhm0rpnGHK6hEGZgBUviAz/CAHlQELMAK9WAPszOrJIstztQZRnAgkUGMoSWFOcge1SsBETlUMMzZE/iArZUlxegEeRmlxIgBA9CChh0Qn/EBGDCmMmDbnr0WzgiWIyHIrghSXVKEJ/xMy/MPmDtEiYioRNWZKWGCckHEVMnMxuy6AVshHWCCDcy43+ESDKgUxtgxzSyVhECxh7qKZuUI31w+MpCHYgwqTCCEQJGcG8BVXY1Wjki+3NxN5xMBT8CH9rMI/3/YhGrtCNjF1TjAgugsXTlCRqTKiAlrFBtVTnJjPzfoh39IMYVwiOQDOC/Qh7iaDkGqHpmaqqCDHT2kQKAoDH7RH0Sk3pO7CuDyTFfqGH3qQS4bAUPoIgGVIpzFp2oTRIO4AsbZJaTtwR4QDpXTUBhoB/OAjBMQ05cBD/6VAe7xK/2QrBSpqrBZB2mkB3kwManZ310qE0UkjnjipS/IAwioAiHwh/WJGBpgLV9hCP14MzZIk9Owlo9BB03agQkoE8SYBsgwIUFkCDYAYXxSDA68J+fCWgKBj4WwEP5dXGa6jS/ogSZI0IMLYMBIIKwCkGSBrC3ZCkasErFJMu4qC/8PTIxEiBpH7aTXEaz9ERHo8MTA0rbx8NKs6ET7YR+NAiTkzYh1uATgI4NRCIlb5QcvwIJ6q7DS4SmKSDwaFL7m44iZIISZQJwr0EVW4OCO0CNMOFapiImjAqrSrAQvSAENkxxCSAfXzQidemSgSgjJOb7dkzefQpxlPAhHGcU6+od4IAeBiwfa2DiiyZkJtc46iBoybYmJMLEYrIqS/CxPmr3t2J/XWR+xEBFVkdJdqcMO+IwvGGAzwALk0eaDuIJIkSXAKIPHCRuxuCt0btgB3iQGYaiKRIVVsJj9EJ4Gpph2+A113oAyMINVIA+W5YzdeRNN+AA+IFZMjJOEUKz/hkUMEkwAfxgVYugHwSOpt5GBEdABcLgBQgCT9QgfJCSSTGMDgUljqUOot9MACMJaB8gBpfw4HLkCMJhowLCPMFhKdIABjOwlwHgKn+EvhLAAJPAvrJ0CFAiDFFGHO9UcL0E9cfmv8Sgaksug0mAo/bwS80EYxRXQvPBM0a2iN74k+xmb5rm2SCyIzxXdsS6aXaHeP7YIfQACczCE9vMHprIjPYpdU06BeTvWipDlfxCHOMjNSd4IEfjWxcYIRxEBUeDdYu0wivAwVv7k43OwCbNV2TXeozKcTy6x0W6JQCHGWg2qQDFGwvkp58QjgxjFmLhrgGNW67leVBkFmb2B/9ZChz6QRl1FVWBmv1b1Crj+OmA2N1I4ZUJqh3WoOmK9a3DgA3OYg3Jwv5OqqnCqB0wAgjmghOmzAvWjhDm4AX9AiG/4ukvQQXawAnAAAkkwQxEJvYe4Pxhg6On7PT4wBD6IA3FgA0kYg2F1A1QlhRtkB3rQhBDBCmIo6n6oAzLwBkvgg4bWgJcQgwVSkrl2hzooB4HzRq3gji0Rg04QA3t4butcB5tZDnsYhxsAZqa7hBuQzXOwAvM+iCB6llVAhX8TODiAAbkIotNhjiHphwb/hi1ELTtzZoPAko1JCDbAv6pwByFJoa8djvt7nW0pIIdwcrVhg04ocbqgEP4aUP8A8qeHCBZ7cdnCkJCv1JjAyhbKCieoagcTrxiQS6HESx2FOGvKdAjTwxdouSJaWxMDOxsoCrb6aR9Oq+uK8AGq4+8bIMaO0N3q4wdW+L1VhQNanVB8KIc+eANtHFZ5sF3d7AhdPLeNCFYr2OTKxgiaqkXm04doTMVzuAF9EBRLBz5+wIdMH9Z1yHW+TjpRkD5z8IJdlZwT10Zg5M7qI4c+4OVUXl7InrDEO95RjFlz4IMbwGAwKUCDoO1jx4K90WCrAwKWBLhtJANVmGp7kIeqA7gbFL7X9KR3rzp6OE5cRb9ufAnACl29cAdMuAH1U3dzqIRKOAcgyAQ9R/Gmo4T/G1w+UjBvIgtRyqIJTTAAiMdVhOcDKyheNoABfEf39GMHSiBvIDjv3CGGgTdwPih4c/j4cywkFQuRD0kBMjj4D9AEKjoj7RiOfoB3c7gEN5gQ/FgHjeeDk/dVPgAFf1N4Fo7oWP3uiD94KwCCcQh4NMbxLZmYTIIgA0iVyqSbFfuGq8GrsKELebxtz2IIOAkLIUm8hQCsPWSI+f4SoH+qBzbQBZkYEHHrEgMRObG9cCoejZEOQMqLk3PnMC4jK/NUtCIjT12x1QFdNjGjs3IVuFIrR6+IeCAF1yy44NUAUrg+XkzF9pNQ32O1Ofj19ovkX+WIxo59V/aHxuYHTo43/5ZA7Ny8RhxUxeAbg8om/evj9V7Hfe2rKdJPReYHxtW+Vuwbgzng9UuAze2Tt2QEP0eh1sQbxZvSYH7YeXC67c10MU8wB1QQh8fUBGkkh/YHgj4Ygpzfdv8+naCPd3K4gXiYTYCr94QAiHVwKoGjd+7SjXVAwPHjR29dPXT21LWTaM9eP3SbVMUjY+4cEHlu5Plrd3Hdh0rmwHmJ12ehuZg3/F3sh9GdPXQR00mSB2SOFS99RhLCKa8cpYJz6N14SS8mOA02233DBOQcvzljhnQ8FxNIipz1bqLDKbHdOnqV+Jzzok+sRZNl61wyR6+Ou34444GjtNLLuo7gPprjM//TLCEvoj62FBGHD7s5QPzVs5nTXsWKY9G1YxHiQA8HejXnNItT3cWLEm1KtOiuouqLqG3qvfg6NVl732Rjbp0Ttm+qetHhWLBhBBNi7UzadKfzbFzUZTlPBK5abmzn9rRfnt7d7NjdEcfrjE1+7OnMFFHn7X655mn3uyV++2f/Pv78+vfz7+///39WmYMPHKNc4cMV/+lTRx9eYHUJV+tI4o8/IszBjzmikHKDOPGEJAkZGL7xnwZWmHNDf/5coQFWD/2DCYX7iRMiYaS0dIMBlLBCCRBY+EMIgw7yc8kbfawjDoz+DHGOISsBcYMQnpgzpCb/XKQJQ6LMAZI4IgD/4QaAYYo5pn/+/EMTmvbwZ0+a9hxIJpxxhqnmP3wZYgAMnD23nUUWqaMBKfzA4YYP9oQz2Ec3vLWbPZp8YAUpQ2D0zYwfAfGWRIRcZQ4ZKXzzjUB+iaIoOvbJAwc/IGFCHWrz2VMPRf54kWo8eupmjzxjrHWpTjZpihU460zEJ0a92caXOT3itJk89DRkxaWX5UoJH0JgWg+Wdq1jn1EDnRNPdnq2k9deDGF4Dqm6OXebG0gN2g5Fo3hkjhfi6GRlWjHNMZNe/tzg1Rjy8HYoH3DUYdtz8XHmnGegGcBqsTZFxJxzm+EEL8YSkYtxaavdupp28MomF07ibXeTSep8/wNvPyyQANoJAXyjslkm8RZRyMWiNu6tOJfVs54Tr8fcq+VZ1mdsqpFrUWysmZWa06NRtHSxGIfsXDtyar01nPp4MaVbKvog5hBTkiEOnZj8wyI/hoATz31sVnrifyJIOUR/9viwpEN9UOiP2vpVaoighAKegheVFI7fGxd2OvaZ9qxziSFcXvRPNzSGbU889OBTOd5ciy662myabuZ+CKqODoKjux5niZTAsQ5sRY+rF+7tYOnQwY0OxodbjErkQ+OcSrKXV2RIotNu7pzKD56FNhsTGVjglFrxcKBdVu31iZXYR/GQ546/i1Xvzm7f4OR1YUBsUjVqqE2MzpL0ev/6j0XNYhiHOJ/e+q854jAK3VTqbeTRW/28QIj5naxPETlVTCqRlCFg4joSmd5d0Mc5KcFBHurr0ycYAi1/vOZ5H9DEzC7nDyCYQzKrsiDFztKw0KhjLM0ZlkSkQzLYoEZpRyvNVNZ1mdrYZGfU4R7S0FEbj43LHWLAwAKmMQJErOwbESka1loTw5pJJzYmqV1rnvYe9iBtY1OTWsZ6E5H0VQdl69nOD90jsh5CrIivu+PoKsWHydgnQf65iA9uwAdOiQNy/9gbKfCRLH2Y6QoUAhGGQtcfFtGNPwdaEj4a8rm28YMVVpDkjBQXrEZSiC+sOIcIrqA3ewiSkH58ERD/Blmv/PDFIcLyxzrMpbz7vAmPvtSPmU53uf2Ybh9uYt0vk6kfu/GjHG64iKt8A5c+kGNI8kAfNVcCrst8yh3igIO2+sE+T2wzJ/VZ4RzmICl0tMscpIiHdhgVDrXQQ2BhrM2t7MG+c6wzPOIYgzY1qJp6gGowcFged7DTw3h4xQuUsc+n0sIPcGjiVZdxh0DMMYZnoqMPgzmbbv5xxXyBtDqcGVo+/REPckSQEg9RGjrqAM7ZVQZxH+nnb7z5tVFhIiOAqhYm5jMeZHkhLLWJD3zQ4bJp9OBhV8wMyhZWFtZM7FaWQal3aFO00mCGq7OBy3iuQ8YBTEIHEzjABmTg/4ALwEs7WpTfdGpWnt8MLX63MpnEyrMbqIrHN351D5/EOMbYWOSqt3vNG7taG4qUBl7KfCyAZoShS52JEP/52w0uxL9gusluoHPTmQ4pjllVsj/1GxF/aLIkQxCutZzc131ARAl+KI9ChfLH8/aVIApllh8C5Ozz+MlLvU3rW/+4giYoZ443qOlvkE1m6dBEkzWlSXXPVSagbNm9ooVVJ9mqp0RyaY4CqcNKhZXs277xvHp+g2lsukGiaCJTl7qhH7CSFj1cKo/y2MxWOfEaHzwhgpKFNyX1pON7RgHOE+a1YkesRwIJcZHKuIMudrFnTXDlrHq+9xwg0UcP8avfi/++B4dX/IZKWcqHOeBJIiJ1Q345TClwvrRYl1nhOfZFQkII4SMa8AH3VJNNkOqJNuQSi8s2QEN3xAfBIdOYny7qX8aO62fcsaFJMyNEpk31ekUcQBc2IGYZmCEAhaoIYqt8mS9KFYjX6xMYv4O0jrnVjYe1Wsa0jLvXnNRqw2nPX5OaRbEM8bqGxg8k6SUO1F1WbWWjrTjywzZ69OGQdPqHZM0hyX9A8nOu7WRrMzk7CrGJoZUDhRdS7QUykMELdfBjKE/EaCtlegg+iFHZDFE9/NSyngf6NaZnpU69xSNHUSHErA/9OjOlabrETJNEkq1s0WnC2OvYDYJTQx/OeUX/eydhSAeBtj4W8rMe+YqgOSSobkpUYlQ0gbE5ygGR58CrWZXg8HTeWDF7aK</text:p>
      <text:p text:style-name="Standard">qFGpAIQdFigDmcjTS70UulSFHRIXZsMwyllz5yOJZ2zg4uzsHgfjHxLwzxQ3FTikkEO2i0NPuXaSi+QV8o0eKLWNiZepHpeAc4G3L56xwj1KcX5pBudk+J3TzXKEJPhmDLLDU0bBiWZfqaMjhihrG441NVdRixj+FQYb05LGvoqhowjxkKWFBHF60zFp+5dSzAwdjUnjN2o931VnxtYNKSyFXuhLHEcB5ZmqlmWO3Upj7Tvq4+WMiPWbauTGaCL20lkR/PuuiVnJ4Xaq2UAjJUghUN/2kIawl3eUGRBE0MdYg8HBkjNQXu8RhCEX78MXlFDoFCahNkJTqFn9WylpOEUxw/FPmGA/XhA4YghQhK/3fXBbPZllTdgUA7/NHJIw5ZucFFDN52FP+EXhL+RjbHIAmKQKcdgdcmOlY6JQly/OPnmok9LAzelWkH41Vj+GXYB/ySqY+SbsFhA7//reqkx4uAsn51fEM/tIt+FdZFuB/4NATImZ8CDop75NB2+Bm5iFS+zEHw1EM7ZRD2sZTyQExOoBO6EJBHDFL5xQTH8QH/rIy4lAd71MNygB3YMR2CTVWxeMfPZBjCkMW6/My2ZQZ1kF2fvMaRJcwVEIMP1JBuCP8gYkVgnYlLewzLECYNYZFYEiGVkaERuaBRxGyMnQ3NumTdX4mM8CydHS3fY/mLFbhUHViJIfEHjPxDrp2NpFlBM4FJfmQa6tkHJsiDJvRBH2rCVQTFOnxCH8SDhEzXgZQIPjyEP9wam9jHrdmHOMSBSmyaaFGeponeP/RWHGDB7M2Ba4UiK3yOYRxXtSVFpZkh8VmJ8T3b6vSSKsaJmYBIYdQL/knTAQKUgLkDauSS7KhCarCHOlTKt6DD5GhUPMiDMsrDOsjDKChjHbyFPWSgwKRQRbjfDqIHC3qNKJzDjxWW3RCSGhVLPYzWOQSLBUHTx4hAQ0mj+vTDOpTDhd3/SsXoD4cFnod9SR0sYzMu46JJH9EEmn2hQ81pVH2lHxzIDkSAyiVAWmMtDBpKBk1M3krcwCi4QR24gSY0Yz+iDaOwx2/UYPQ1nQBGoNpJGZ+Ni3pUhzoYWUhORZtZGQ6xGcf4FXagA9iNSw3xYE28lcg8TRadnRmhHdbdxGikpA4+oN3B1NPYYNz9hsbgWWLBRxsxXSwmkw/EAyjCVpjECOLtEn5YyJCsYYzYBy1q2n2MTVnah1aWFiQ60q3tDVZ0EE38GuTQSa3Nmj3U2q05mjnoWqTdx5JUAhwYopH04TqsQ0b2ASP5QDj4Hjmsg+NdpSyy4ulQlz0Yk95MJmWO/8n/vc1NoIwV5ZBHyY4b2Ey1WYL2PR2jQNAJtYMb5MgH4EV75YSV2MatzJfLueDP2Bt4QZXHUIemWMEcDNh8YFRdaF8P/YP/2IOCmQM59MFJMV0QDoGUKJB0PFBCOhPDoQPGocMV3ABx3kAFHedfIY1drUd4XBHzNEtSQMQ0qkXFqddT1FNliMVueA0loAtl6IMQbImk4EZJwsWa6cmWjQX/BeN7gAxMEst01A5vJCUZmQSWadUOXo8X/hnHYA3fLWHJaBvFuCR7qJlS2t31uIddXV3e7dme+aBKosxQHhmgAZZR8h2BhlRn4tG0JJ59mM6l+cMmzFrjQJqkzaUd4v8HHtaNzkWefiCIhRhCPf1HolmiD6QAJWoao7WSHN6HhbCCi9waozXibSJXjlyCJhRKjsZJdPkoZtZl4aXpmIzCY4jjEplUPchL++hDe9VD792bB+3GP8BGPJBCJQQMOkjCY1AU1sBVnbkDvGmgx7gnh9kVzgSWfnpjP1gRRkjCGFACOZ3UFeWERznkVzlYeDycF2QCVRDUNMrjXWDRAdanwPRDPFynZV2RTTCKnV0dNEUEc0aod9bnOuhEPOoXRXxTJRTjfT0HBFnBTEjEEHTjZFAFPc5M7ZCdD24G1T0dUZ4oe0wFY/FfPzjd9UDVVV2GXbUHTMZZXPgJDzUdwxn/ll1B2UsO0cZkYZpxH1E6nQ4G2oKSmFs1ZYk6zZ29UWEpjBjC6bJlVuWgHyv+R2ZVQlEtnifgQznIg+BAHol4RR7qB5uwiCEMyn/MCD6UIn5cARaQFvQJZkzM0n30gbOAptjgxyPeWh80JDiEg5gqrJgUH5s4m37YZU4gE8+KSbH5hS2iTHWowpWG23xoAkupSjC2Q6WIwmTUgz+8gSfEnj78Q16kj2YwZzvAnANq6sXJ6kgaIG3oH3MNizqsUMtG3Hj8gzp4jYfNhM08oRc9HBksyj/YV744IHTUgz3uF64gRXSig9k+R31wh11xyygMwVtUlaainDmAwvKY20wt/ySO2U99aGv9uBtO5FIlXIKwcF+J6YYBakx3hKrIAKtqPJ3TtAZ7aptZ/NnPHJzbTRkUnmRfOdiE+VeVxQdrfJG+CmFc1SkuShNPfgexqIdK1lX0VsQV1qgEamigncUQflHIlFfRis7zpIqimM5kPiJbYgUZkASvzeW25Eeidex+sCNaHt9qlcMa+odkqVN+7CWNDMEr8Y0Ald5oNYRbWJfHIlc1GUAfqNL3Asiamg5/OGIrNrB/pMMNSIm2EJZKqQV0CkugXkQf5MhKrNNF4NiQXJtuyENDSsYmIFgKAEHrwUofoEoGwQt1fCfO4K5Z1JwLUYcVTY84XsYmbFy4of8u427V7ohcPXjtALrqwfiMhs0jv23cylkG53iBPGiGEz4HX4CD5HpHozzFHlGGMaLK7OgFQxbG+JYHslhKT+3l16DgAFkEig0BEIhDeEQg9+WxOjJoVCHozxgRzywMUS5Mvdbd3HGMD2obYcmFyLDufBDNT+KfwE7FdazoUB7vUbooSJYoYCHVsDwliGrMUUpNdwzvWcwGBXPN7uBDJaACxrovEMwO5HRpsNDSORBILCPpvFiiflAS/OKHk3pCyB4pf4AIPjjr/pIslt6HIkYmzVqnIexR1+LHOpBBKvmAY14CPpzQm64yMLFimhzfrw0POFtSP2gcVkDFGACBF8D/wWBIED2Ay3D0YkrERMEMgUI8Raq0XmooSaC4E2Csww3AQY6hXz9MjwPaLl3wjhhZ8mj8Qx+QAmPYcTz4A0HyjZN8gof0RSV8gAig6+vGRg2pAqqM1xC8wR23AwY9U0080FMosT2oAihQgl/AwRBopIPEXHaEJGeIV2FcAhkIQRx4gzn4hQClhvuVcCzFhAEkxBDAAR+AAzkAxWFcED+DAxkYYjzEAUV3oGrIHYHOFb16h+7+pIEGmg4JEV5ZFYpCndrpFRSqka2kZ7zu7vi47SNP4b8Sy1vbaIue0VBSh+zia7cynVIuzHBsIR2fs9aEMCVo3hyUAxnEgUHgAyvg/wngSLTv3dsNAEFI1Ak4QGn7Ihrl6a9/nNbxrQ0dgsMYpBqrtZoXAEE8pEOwZYUlYsKMUIKzsonaJBfhIARoYyz7ZFJbxAMgMgRs0QTU3gkM7Kxj44faIF8kpo7QwmJ085JEdA7H2TSGzNZ4edCaiWqOwMFOcxyGgAP6sZG/bO1Rg1zHgUMq6YU90maxOE+MwUBzLFbV9QNFYohMUAbWDoEBWMJ3Xx4fyNuwYAeLxgbKKeAcJDWM+WkRQdN3SgsZzIHHqQSG8IHywBWa6QRqgMgg+Zz5adT2zAwGXRuj4KM5WIJfpDdo5+MLnQQ/k1/H5SmaFWxNWlSXgSvRdAwOUv/Z1HDMYrOr4/qZjf0r0/ggUBJ2VzVPKOMfVAZk00llt15hFlbNDj6l3M0r3CV2DRp22kGNFVZMdscJovLB55Bf7QW3ZI4NIbyBFVhe7tWTSrVIad/HALvlfmzCRXqif3hWQ7CCIWRS5i0Spo3gTKSeJJCW/7aOv/DB5l0CxvqAZGUS5m3S20BOLrFCzqZ5fpiJ6tTl8e3D8BCkqENiqWAEJsTDGEiJArKEgdDug6JEoUqCQJyDX7SFJHwuN+3GaIEDH6jEOTCFPmiQd6KKpZPFNdKTPcGGVpmECtpteq9T4+rDDbCUSohCOaAflAnhd+TqgCPKOQhBOngnUlysScX/qhR/boVcwmJAxVbTxJjDxmjuxqMT+6yTwavhBktvmD2lzxV8gkGrhFaTRGbxpwYPAT1oeEz4+kR4z5w1nBYxDR3132HtiVPW3XSy0V7lkzS1StvlcXvtIGlUeJdrle7mMU4IUZmXqF8JFutKnQRm+W0EkZZjefxgx7+i3UviBGus+piYiTx4AUPc3kcUZiYckh9pO0MoUvrmOZSSpQD3738YMDGpCdts0uUhuqK/76VdhGTxk96gDtTnHqeQBIxggkCw+eWptzgcCIVQk3MjG9H7LJqk1s+6yTenuQY5h9+xWbDbTGiuAyn8Iqvixrbp1a/qxn2J1PJqaxL6tb0G/1ZgKW7JbDxuhKrP8MwVrC5d5S29oW4KUbzesuca4ecV0R038QafMZ2uZqrJMMqbHed+h9RqhJjiivzIIGHwclN22gzI7270gaTujgbEMK9KEnKRG3LFZ5UQckzq4uL7ddHFQDkod5HHaFXW3bwXGrlhb3ETLiW64h/v87WNCbYpx8WWnYzfET2A2NbPUgiwnQkm9BKjId+ZAI6KAMQ/gQOv+LgyEGHCfwf92VOYkBAhTA39JfTX0KE9jRsRGvSHSd9Fewf/ORRo0Ic/hgI1VizpD6W/TBVHHsT0EGdOnTt58qRJ0Z4PnPYw+kBHtGdSpUt5tkPXTqM6e+jcoatn7//bRnX9qk61tw6cuTGSvD496hRrWY1Hj9rr59Wd265npWp8204d3nZxzTr1+3QqVLaC01r1+jYwYK728ko96q4fYKpw2669StUq27Ub2z6e/BgtZLdTRautqzYzWntd0zLWmNUeXrles6o2W/i1RrSYN2+WWg/zX9d8XT9trHfu3LJduXLVm/cpcc1ZgVc3nDVr1apQgTvVTvXt26xvq7uWKjVu496d1xP3vfro3bzukDeHLBqqc7n2navP6xW1vbiKbz+5mDoQwQQVXJDBBh18EMIIE/yJqIKGouiKqVySkMOczhuttLaas8we4PowgJI4xJnqqg/jYrFE4wRMzy//x/aSTUbHNjMOvri0Y0y2+cAjjcXJssOML8FufAzI0bpLazHFvLqKusyAizG/GEkLjSq05hOwSCp9A1O2wEYj7bbZiDxStMzW2k40/u7bLTTXsnQuuso20yu2L/9bbD2NmLsvStQMDa841+6iLCoAAcvSr43k7O85vwilr6/0dlQLQPO80tFRAAWj78v7OpONNan66ZDVVl19FdZYZU2KQpRwQqkgdAyatcPuQK0yVcKeCueDSsZQhbA7DdPMPcCI20uzQtMCNjFIATPzrMkiJbDa0T4kDVEk29IRuuFiZK+yK4eLD9PV7gKNU9gArPI98da96q24YLMXsXdX0+3P/1Q52/GqqvDt01PP+sSrvzc1YyvJ447jcc/rYryqPOB8dNJZ8ER7UszvND1vwN5CdXjT70azD7n64owNvznns2/Ihzd6zq6FWeSV5559/hnoV38qaB+SFCrIn6MKMjpoBSeDGbHBWrOSsU9QVBFIFzezzinrqmpYxiRLqxhakZEckFS7RN4r6x6l5NPI2EYbr8QpV27LOjHZ6s4s4trU7i2PS7aSvfoEFXE0z7yEr1EXw6vrND7lLDPqRBcdEceBZYyuZR7Ze1NttE/WDEBEBQ58YOX66ms0qAKb+dJKFyZUblQ/txmuRHX8/LCoZmwO1MXqMkydpo0/Hvnkgb4pKP+gbkU6KHQ2VF6p8RwzmHi1CyfWWEkMW3laR907czDWPMdeY96gitTf2PaWOvA03/1x+HbRfPEzaInUN9SjsAM9YIHD1KgqN5u2XIp0dGMTlOzUlz+5r04rg0z99JQt9MnFdvjryu/SRiR0vYhlE8scBCXGQbQFJzVAulR47mMuF2HmKpviFMRI17icucxlI2JhfuizwrT9h3cYtJFcCEQ9Ix4RiUlUSkWWZquH2GMfIzHIUZTIE8S0rnDBSYvGNEEKfsRhFJ86HIDKQx4ezWmD6sFi6eT2Qk2Zij5boh/bWiiV9SmmTVybm7f2GK6LtWZe5PMbl9oFO47tBmCZm0v/loiUQQD2iIWfCd3C/EOYkyEKT5kjXSZLSLGTbRCOJqsgBEEkxpO55oaswyS4ZHaj4wyQUNCpESptxjv0iJF0nxtVDt1zQqhI5RtVFOYwiWk85iWNIjiBnq4sVEyFYO9HwELM8ALTh7CM5T9d49zuGDeZylGMXcOxj6LAxz6veOc2rCMQgT70ISZV5lvuatThsNeb/6lrTtERoL/iyJ6uoKdhOQPZvRKHRb28DU0QbOFRqHkti+VtMvVby4xmxKhO1WVystxdjSr1yojCp2vuExPXMiOydfkonf3TnPk28iM8UopUv5PgXWInsS7V8nVl8pJg6uFMn/4UqBFiIq6E//KQhiyNmUEVCGykFC+RXucb33Cn6hIjJvKAiGrsYltTJ3pST6EHR2XLYJCgdSeFshBzBWqSDm82sU1lRTPkct15nNIlEbpvR7ZrFIFQZ7Ae5a6dJGRcYOLYMFMZqncHRQ66cho2HTZrOWpj22kY+zbAkMtQ75Qbosy5GDSGUHY5VKgkK7sZTe1VcxVToXNaeM7fkAgdSpXtbGmLk4qgZB+7eiJMCiJF2c4GPVRjKks30joMyqw9NLRN2gbTTpyp0qCauQxe1yjIjwZ3nmKUqwf/lRVQeYxPx5UPAfHars58pzxM5egZ44a6Ha6Oh09Da3IGIzXqhK9gEFMLaFmjnP/c6TOmA9zoftAYpK+KlGMYM4wZf2S2RTJ2hgllD3YtRVE/gQmtBGatYVEXIPWwpWRcqe2ISRzUm+S2icokqvRkC9cs3e5JVYLOyBBbpauENF9pUQ3O1tiW7Jx0MvlsWx3blk3jRqo2VEOyZczCt6p+D0DuNOVNxSlH/XzTdz9qZFMnozHt/mt48e0lfsD6rRo2l4fIibBiAxzJCNcFZ6BSS6TMqSOWxrV3nH1U2mrKwSW5EsNEpCpOP0qkTW1SUDhkzXEJa5USPxrSVaQQMp/ng320ZXo/tetqYzquPYELiyOtrN/SWc/DvHFE1XpUQbW4zur+8qsfZahpUFkyWvL/70U5lWWCEfwYRAHJZsCsG92ydVBP+dW9A4Rg2NQHYDHSCcH/+9882bNh5nYzypItIRElBTUE0ji43AGMjbGUFpTSbyqIU2lqqWqulwYYh3jkaCvhGJnMPrfRfYr0vvmNvIoApSEqbmIzg3olyeyIf9rUTp2oOSXh9tE1TwJvks4Enxa5ja4x2/QP3cUcg4JvoE/yzh5xPFF0eDfb2MUlmCCZZTylrMgbSbJwYPhIM5tJr4TdZWArM2GOSuzeZJaptBCu60RVRs93hPWsVRpmKY23jhbuqGJh966yRTiXf1XY7c4JmlIB6iyHlc2q+l12s/PqJgMvqkKgiBJ0sFip/9HZ0nGsu2x52qs8WTe0tjyNSB7RNZ3mFBZxUKeaX5f0r8EV2NsbF0FJ+hXOBVL6FjsG6p2GKr3gy9ngzq1jUFt9diec6VwMPnngkHvkPb8ZvT0dKrGxDJanEm+Dr9vAGxOuPCHVGnFTqvrPNXzWNuIcvQ2X4UrVVJ64y1Hp+tuSi3hkaSLhbUxEMhGVqCQlSEMa9q9/Bex7f/veT8lFMFGhi2j/Ium3BybEDxP3jz/7QGF/Suif/vGD//zjf7733d9/oug//XirIdiP++qvIAiwQqDv+upP/6Cv/uwP//Qv+rzv/z6C++wPEx5QAN8P+6zP/YgiAPuPA/1BDBaQBP/PDwW5r/2u7/lCUPx66yiiSIpSoiOQyomCysXkLLieRPEEyFDui9z4xTVqo8wox32iCcwgqbCijq5uqVzAB/SgIsmsism0yQrrS8scjHQ0alS6ZO70J9sAB6W4AwodBtbQrYbk419EJI0O7HYGZerUgeuorvgGbdaYTTrKMOkk6bveo9gcqKM6zs9aSYhupHWwi9Aii4JSi41UKBAnaqEOiiu+oR6+ATKiCiuiqhIvsR/UoRLrQR0o8Rv6oR4mcRP7QRNJkRJVsR2+oRVbsRJJ0RMrcRU/0RRFsR5oERXdwRJ7kRdtURSxAhU9sRc3URRh0RVxERRV8ReJsR5+ERf/KTEvRBEV8cIYSzGqRjEWsREVZfEaowoyShEUP1EaW5EUobETSVEVnzEbkTEXQ5EX3eETp3EciVGqaJEX3VEaP/EXK/HkYHErKhEWVZEVi3EdoVEggwk7oooNokrgpggplOot7IhwhGOt5OamAG3Q3qNR/M42gGvzTG5bEqp3ciYkca32pOy7Wos3bs3c/gImpURvBuuBqAzNZOngEAWzUApfNgi+Luxb5ouPJi+k/ueqTokuLMyism32yAR/SOjq0I32rPCPqkTcaIzrsAynuIstCm28LqyV5C1HTIhGIozATiU5CuqKfO9fRKXn2qS4JIzW4Im6cgmyRol8hKXo/2To4PTugLiutMhHKyzpaXqjLvCHMHOGmxCH4uCFN84iUBBH9rLFLf2wU/SOljiSssjpYSzpMhmyEzohmHbL0oJiJGQLiJ7SXIYLSbikLMRNTP7nCuMiZKjGTH4M8sCMTF6pyAws8D4OUUAGyuxFChHsm2jMpDSDzXywXAzJ02jkjUhudcjoo+7snARNLfoJ3fqQOErIowxlN2WnUIJtKhomzMqws9YQ27YwsUIvwDhN6mgHpthHUwKzMlxKPZFyp15JWp5rSUDK4ggHamAErkRDXhZM2HSuhbxjQEYONtRjycBEDmvz6i6ODg3Jjr6EeAKNCItzMcrqo8aOSF6upP8kAy1Qrju6Yjv+KBKRJHGUjdu8zLD45DfixkHrxkkIrKI6Mc1qNNS80Ou2ClMyzx3+oRPY4EiRtCF7aiCIQooKYu2ACq58RXJOzep8jdG4qT1yp8MOrm3qi05Sivd27Dq9DOWksiU3yszS0jOoECY3K6YkCjSuBYgg8UpVbeTuJ27gyqCI71sq7G9WiaY4CZEiUyM5L+ts5LOW8DVBkvaQs8mabIsYKH14bzO6FOtQazl4Y1DhrepmSkerrixVj7BsLU+KBNYK6FSBbUtGtDQoEkYQzY64FNRs6GHigjD1J34QRlMRx1Q5k7skSntgRoL8518m0uG0h0baQjUocun/TM48XiwumPNET42NIMbwQKdyCmUxS0mSUOfiKLNOGwvboqoVkZQYkPRCiILxmOanwK7ojqRRAIe7ghO/FgxLYCh7nIzykBA65wtn4GiErmiV6EzHsuddYgzizivIEqZTMulvaibAPAM6qzNSzYozLq4P90vQbnWaEi87fexiHm50nNJwwJA8Acyb9LCc+kYr1o01fo6XsqZlWimb+HO0NrKWTou0IkyA4vA1hYRXG8iv5DXV4LJcFIdIrgToVrRGR26a6Ax2Fud/woleZKQQzUx2ukxSeehxTo3xWCNqoFZLAClSahR70Gk7CGdaMZJ/hCdLKGu6xklDe1PQBudg/zQShWbJr7QKoMLk8WiqWr/hSAv3IaVoH2TLQCc1W6t0l/4O2wwFs/TSB0MkJBNjKasNWtkW8RQPMzBLMvDzNCRKNvUwThUJW2/DvPAUfkhpdP/lgortdHkToyhprqwlzcgsUAxz6hZvLo/vyhZtcR7Vq1TF8zJPgVDpMh3FdUrrLUmVwgAsPhULg4bP2lDlI/dkPoL2qcgWccoE2GgTb1LIeNWtJMuXnJz26DaDbgLJ9bi1N+aNYAqKL1TGTqZmNy0ufUUWPNyJMKKmbWHtUt1GNboqfxaqbLFlSxBHR1TD4Oqzq0buNCqHqUySsixlmrC1F78BSTm40pLGBzSixf+WV9jWtDWV9i9ETcGKE50UDFf7xmJ40hEBDPaGbC2p60ohxfP8KksOZgoF88D8S3vXC3Z/Vkg0Jb/eKFv4huaKJA9VioUyk1XdiNbsxcZSKCvjBN4MKFDgTD1mDj0Rily4jpbi8PgE53RPdywfKOeUD0BEN90OL</text:p>
      <text:p text:style-name="Standard">WfAC+hOTX8ez2W9DKPgMnBGSFH450jKQ4ubJFU36LgW63DEBD7RcofiSatIjYkBMaGEtoGSRYv4dMeyJ5CxakXva0U9i2bWdrrYxdfqrV1ai8NgBCb9g5xwhl5gZ0gWK1gWhiq+wSqONF074SGvAB0IDqiOAqIaN4X66mNvKRElCnVI2Sdfs/f/EqV/5CdAzRRkPRfU2CK4tg6SGQgmeyiEQMd30CFqs+h/yxDlKDZu1IVSppbPzIRSsNSsWEZh+HLhpvZ1P6hUT5fb2FPxptn25EbaDna6TmmAByazBKV/VGa+rleEsBam0lmeOEXbXhOWPjZM0SnLUKkogVhqbrWrPsSBH5Njic2APwWR1fMrNcnY5lV58TVZmnMI71dHpLmBJROkLqssbBpzCeSOJ5aR1I2hdsPgFNNheNZaLBUylfMOcc6lwaUU1UFJRfNC3E63Cs6WYgSOaSc1VmekGBdf+We6FK5fzznBHs5HouQjx5Z1zGm67itSFFYIGXZjEpFQiSQ1DatE/5W4q57k8HJj3RBN9A6omP9qa8ZtUmuD1XoDc1aI22ZIbE42ut7UB5P6MusXhxqDbnu3ZWSJEC1FkuTYtJ6ms7PS5RDonA7rMfkmN4Wud8qZMrZ6njHsO/6Cfx55nATGaywmrzQqcpNyeEgKg+mrnoCZy1K1bMfWqs0tqzUlpC4ulPXKMLJ3B5H7YB4almnZWi7uR4qTSOl4NXI3TdOMMaqjcD34IYiKl6P0p/gTLpWusDjDb7ROjh9zbUn6NIB4rzeWjVDnxzy5c93GpVBWXEiyv5Rs9Bq6O0n6RZsXc5eth7Nn1mT4QY8PaGu3Un66ZfGtob5sdjNHzhQGeGOPU/8Ca5+R0Iy0KTbBJ+tINZlT61ZxJ3r9TFStTrMnpYeahC3xTWcKpW0XvH7AFzD06GH8iDKyRFOiJobSUDpVi10CilNtl6UABbAa1bAR47AIynhZA+VY27hH9Ag5tjIx+H4o5bBDd4oJc7rAreviFrH2+kWZGW4eTBS/IZdHk+2SJoqSSqkqGG/cMKKW06BKqNP+E9lkLi2EDTfxVYX7u06TGZohm4/M6PZYmIHa98sg7FRudlTKXEgqFb57J5I9EjDXg4dWOvkg1Uz4RtTMilQ5R8N0981yKtCNK4fpUrN+T3/zJnw2GaIULNLVmG8tPVRUrsM1Zz8zu7hohstR29z/APomB6tRqOW1X7WmoaJvc91TQIdafmyTYEl575lt8C5TDExPd+yBuq6Tu043DAOauhqFbltMXkhQ/AXPMs94f/YLF1jwrFpcMlqPOW1IavtNOJs+sOOp2eBwl0a2AkfB8LR6C1hgbk6GSO/ggttM3Dyp9Y6zIk6s0bb2ynqMvkzCNKgif9wwVNiiMvKbTWbWcX3AkXjZr9jkz5M/4l3WQVKzKOPcele/bP2Q6Q5e/xLNf0SPUL0qSenMREkv2TLA37LWdNRmDXG8Wl1OqOxQELh6aTIvaWhotfrkBDMmCYZ1PkS/Vd6fGShaTM6FGWW+cIqbBqzkygZRvaaNHI5//3TEuBUHp69T9hCFT4sQLh/2jXZKuVyUmsV4UwwWqQfLLEak2XjxljtYl0kzVyIyqOrUY4IMj+UTP+RNvaO4USRu2G59XWDzXrEyWxsVMhfFIpN3yimV5C5qPRmLC126ruPUqxhLCOU9p/lyiKUs5ZHzR008jDvFtX5bcubCLnVNsaBL95M6w/VL2HY9fGqU15XsUTpp1DezhjY1LZe3MhcVpREY1TtGmmEtYLs9bkZ8nJjEWTWeQB32L13YwatFtxfp6Qsx9FXmMZv3P9nIeAGiHjp79vrZG9jO3jd77tDVs6dOYUGGEO21c+iw4sKFERu6O9jOXUKDAwfae7hQoP9AkBPRuTPI0GBIhBMN2pTY0SW6iw8fRvzpsp26mS8tDvVIMKjRg/W+tfvGhhibTmz+Wb1q1Z4/e/vsXfFhD6vYsWTLmj2L9qzQkzsPWtwJN6RMty7d5vxosmRSigYXkqy4suTFgwh3NqRLkO7FhDw1MsTok61HnR77Ha6bF+lBvBU3Q46bMSXkiZyTimx5GnHNtyhPSjxccXLrhq17fg5MUObLoi5v3qRsmi7SnxDl7rZsMqJez0ZDGl8c0W3wu49pZxSYcCHP0K5vqtabdzBik54nJzaJtK3l9SKHqmMv0zB0ofSPIi9KeK/F3eEvc24oHky9SQfadg/BdNNi5Bn/hB1cH0Uk3kPhNdfeYHolRNNC6T32VkgE7oUZiEktJpFxxV2mEk6kmcSRZIK5JSCADiImIEEkGuRfUO2NtxlRxRE01EDKrUVdaTdSJJh6b+2VUGeF0SckSPx9Q1WVZX31lT0+fJVWl15+CaZy1a01nF0nLnZafPU5Zx9zdWlXUk+AucjUdaNNdplFI+a1pJLeTXQgW4H2xRpcge714IfCgeQelLGR1OhuFIkJHktwjkQghkktl5mJlDI0GFK0reZXdx1OpKlq9BUk0nFL8VgXq2sqqWCqekUXIp91jbqRa6I9ZF2KKsXVYaNBQlcReXyeF1tJsEmH2GBH0cffiEcZ/wrojBpmNNBssYkoarP8wZaTgh8tNFCvn8YpqE4CHaZmUWTuFKllzhkGn6TkKiZYdJk+lp1bAboW0bYPXZQogxnxWlFHNskLHrX28oshb2l+tJqCrREn47vAOczfUKzeh97D6TqlzlSdQFWWVi5fgc4+YM5Mc83bWYiqeiK15WzPG8Ia6KFvHqSOQw19Ixh+sJLYmMfvSuR0cSmr81E/CeWIaIj+/vcZiU19800/E1sGbckT/agfaLVB7WSiH6UYkbCjwamYrBarqVeiBB12V10/SbxjlKpFZ2+kyC5bZk61ZdQYg4JK9Buzyw4E04cDlQlbZhwy1lA/9aTY68HYKv/cWkqx4UyjpItentzZcLGql28Siaag7LkVSmJHLUkkHbXUqub61c0CebuuIoqZ9kSl/n5UbsclnKxkryXJUpRzIf+6SfFtZmaknD5fHUwiY0Zmw6rhzRljOf+r04jNXW5juu5QyQZUnbS8lT/ogBVWzf7/b5aFAIlN4nJLZXYGJUyxB3AG7NmhTrKQAjCACgW4ANdA5xo8VeovNeIZQerhDg3MoQUOCEM/kFai2a2mQQIh1F+Id5gOkICEYfAB4SrUKPiN73kksxy/GqQgfn1HOn8bF2JE1izbaIxYeMPU0oqyQJEhp2zMWdOxmMgjM0UJHZNL1LBKp8JgjaaJ9Hr/TlzcUYQP7MABTGADxowHHNbBajVBqRdnyghFeSHROokKmKg4xT3dgSyOk+rQ0JgikUoZ6jOjuuJ86OWrSPZKJnZcSyD3wsHM5axqbCme8igSGThNJiHDOtf0KiSrswmsQsvyzg5NljG7kS0n2WoIcaZ1LQTmMjkXuc9TFEIVYlAFfy7zig8AiMxk/qM4lVLgyPpEkUtiTFEKa5yZkPYRfxSAChTEAik9yCc1PU5DGRxN3Jw1gA/MwAE52F70uAebeLZuWBqDgRZImIMtKmpAJNnZh5rGndm0TjbTA2Nr5rKgkZ2Gn8dDkvnCpTi2oWtv3zmMFVdlSWW5bWgGbQuc/8C4PEBS8XWS2+hH8tRA2qQRn1maG+SyFTC5ue2FEWvVcvwlJqQNDGGUM6RtDmrIncJ0RhERkIR6tBsfKUtPt6pOA+coHb2J9FKy6sha8OhUHLEIMLGCS0+5l7tMKctWnAEZcpwFOL9VLFQISRRxIgao6M2lgwKDX11XRT6XOMV+U/kGMbfiA3T4Q5mErRm6fvqx83hELrLyk7HmxT340W0iPtimACpYVkk+tFIg4aIqCzM7dGiACEQooTqKBsXH3aRUrF2SATujgRkaIAciM92vEmPVyxUuo0N8EVVpaivEuLU+Dt2M+KDGOGwxBjR4UxQrneMqSypqSPZB4PqA1/+6yOqnPCrEoOkKxrZaFahCEINIEVywzhwQQx0CXA48e2a5I0ntOXla0zOle06k4Mh8WXSqVfu2LxldjVsl2mC24IbcI2FnnN0tUHXXU5729bStezKXR+t6uxYBKyMGIY6BuOo0Dhc4UwtNG4kGNKCrYgpNhYteW55mVhzGRKFdRSBemoIOsFWpKmTB0pbQwaXCCtlLTXJvghoFTTHhabtqy5bVhuIDLFzABxe4ABaubGUxdGJ2HVMIEJMqqfwyMjz9iC0+uThgTW7oP8GhnYM0cE92TpSzZURNjRJz2y+qSJqPO+fiakUjhYqvyEeMHmr9Vp2hTbKpns1uvhKYJ5//OSZ0XROxd/VUuTm+qNBFkrBwgoKOlbLzCkWEj0/jKpqTqpVZinFPYrQLIYxoClMCbs6DU7u9Aj3zuEV1iwBB5iNNfhU9w3Pxq7OmmWXFerkE5A8kOdYWMT2tRdXzIITeckdouo57PfLefCMVvgESD3Yb1Q/pohdE4KEmPGWUI3JQ0teplGVL9N7fFYaMb7SAV12FzExvLpagMro6UXI82wUKIAAGqIEBAqACA1px2QsceyAiKEABsPBHEbnzzuyRCAwsgc8pzmWSQ2Vh9mCYkCWoc7ZBWpzHyiMtuQTJh6qSNWiEWKnEQTdWdsGQ3AIVMGceKdPwS6rdVjVFVreP/02MTfdS+YS1irrLpT91DBBzxjRcLvcgaZwEO4kBMyouWY4XKpCQdqs6yrlqYu3j6ij9JtJF3TLYITIlrTPCkhrJznRRK9VqD4wRkt+Ih0vRIIxGZNH1xXolu2tM3BzD0y5PW3puxg2TRNrTQRuXVZ1dcXU/pLAH+c49vsRqPB/GFKTVI5jDJAtX6A2zY+Z79mO582p0A2Hx1J2/d33xIll18FZQYRAPdzgVWlFBtsCkslS4rDdrAj6kGIx3t+uHOpYA8tn2Y2Ftfy+32/54uuUYzjSkeVuQ3iNo+fk2yA2wuwrKNnEK6EnTYg6PzAMczD0mRd7RZ1NtbV9XpR+Kw/8dvyJrBfZz6zM5/5Q3iWV44FEZ9pBG6UVqxmEvtHKAqeaAdNUvM0FEvqYn4kdrqJJUj2VdmPIkZ/QXlOFBLQJegiQ5NlJoa7ZUyMaC+gEb4sQ8Hkgkc4IweOZ2GNYWnhFWOHc7H1hVxHVpLQIgPeJuqoZ/IKiBR8hZexJNPeUo8JJ6fLUyxNQV9kZ7YXgV70JcbqV+MZFHCUJjZlhw3/ARhCBBDFAAg+BwdCiHz/cgbFBZAtBwQbBlTlJ9u/NCrlZUZUYCOsBOYvJ3fmcq2jFizkI29rAEh3Bma1F1lCJ6QpJAyyIiAlNgKOg+fAJtorcjlJJihgMx9+JMstNUfyP/ReQFS+7VPlHkRMnDibiSbQ1oSgb4RXVxdeLFbORFIuaFXl8XdnLnVILzJKcyaGBGNkmDUbjoQM3CU/sEIku2IxmXYHoCXiwxGM7UK/xmOgp2YeGIdcXCWB3XN4eHEITDVESYYxj2SS+YQh5mTpEkRj+4gJxoEmiCYnoUiCzmT/qxHc6IQx6ShvgHkC+BEvTDMq6XPwQRZGJIewWTFQoBNgThV/QEda3zVpgGktgBNvWABRZnkieJkiYZABRRkgIAcXIoAlPWFPVwQu+iIf3ABm7khkXVDglxWu5gT/gUNjRZD2zwHg3hA9lhS5mDMkgDNk8hED7gOWV2T7PFEO5Q/zTv8UntcEJi42U+mRInFDZHcxHfcDDVEiUd4Q5sYDQY+RRmqRA96YbfMBQ0GVhu+DlxGSVciR85lpNauRNhY5Yz6Q7zUxyfIxNmWVRYGT8lY31j+UFU0xoW4TkQsn1v6RPt8Dk5OT81aTQIARVJtRNcCULVgpFaIhRhsxlGWT8QATbukJTxyFQ/SZfv0Q+ilgOkNkYZIx9VlWjDEVxJ84xmcjMplHkVATiAc4Hi1XlxgSvE02uIdEu8Nzk4w4L70kXi0lUcUmFnRCaWNEsqtF/SuWdDaG16oo9C2FmIIpDKeZD4t1bjdh/FpmjlKSLG008TwnYWpVcOERUq81daIv9YFBmGmTaSUxmDhIdROmM+tNRVQcBwDDAIoUBBDMdNL2mhBYCRzMeHEMeHyccRKYIefNkPYtABH9ACLaADLWAAIqABlPh1GMNeMIADrJCiKRoDJYAFYqMvdCkGGvABRHCjLWAFIiCV2CeUYtMOMICiJFQHT+YVJzqkDiACV7B9hSkGYNACZ/AGKYADKcqlAkQ7hrQebniiNnqjfGCkYDMQVwAGI3SjhmAAdZBjooObXnqjZ6CjKWMBOGAIKkpCInClF5GlW1oCbMCkQ9qiPtAJN5EyQIkD+DCkMSAEYUA1byGZiQqoLCoCYRMlMBAHQ8oHJRBYRdNPnuMOHSCk7AT/SU6BDnuAojHwBuhgTzMwW5raAqNqQWIAqkKaonO6fZ8Tah/gdeplpdPxm/CFhef3OpWUORIDa6aREbqje/fJLFD4b/5VKED0fliIdSVoHDqSQOiIL6gkf7jDSAWkPTCihRqFLaDFGo5xTpGHLZNnr8qqbpwikKDGTJZ0JOjHgB2FQX9DIVrDGNFhljm2Y37VY7A3EINFoLPnHhn5aWZ5gdsljfqFdeU4P/XQCwxHfMK3cML3cAIQslQQBGJANRzKh3xIQT7gAwu1EvVhqhbQpEPaAjHwASPETkLxHlfQAfeEsynKB0zAn+2wCR+wAF8gAUOqA2eQABegDmY2Wx5h/7MhkF77E1hX8KUpuqJgagBhUJosoAJEcAZwcLN6CogNCirqYLO+6rQJgAXqAEIwMENDa6hSqRPntU5jALc36gB1AAOUiLOyGlgMwQJxYLZAoKozgLNQewFsABhAK7RDage5aqTooA5biwNacLlDegIlwF4hAbREsAM3+rVhi6qYahkTOKqlkhRBW35LMEMOAAqVm7pY0AEgh7NUelouMYGj9n7nWpzbokGiZ614tBylEiilkoJitIS8WWSA1nY69I7GS0icNX/IyjUDmKzm8SxYNB9F1I5tuyrRM3liIh7i0Wv7FTvmxiSvOHprEmbQcqrcRjLmQRyUhlIjBZIuxv9izIEce9VXrTcWWkFvBAGxEYtvbuED60AG52AOE2wO5wAH67AVdvQwc/VeZkgQVLYJWCACQVAAvTDCARAAJhwEvZAABbDCLRwAVVZxJduyL5sQ+gAEomAOXqAPEqaZKUACG/AFjDADQ6ABOACnOOoAfDAHQ8ACGHAAX/AFUzAGLqq4OFoCZGgPHSABUrwAViAEn3ADcUAJY2BB5FdCO8G1RLBOwgAW29envmoAN3ADlyCkZlACMskCWpqipVUHKQAGIqB2ufdi1sekjsuiYQwEcWAJefwNJiq0MeAARowDlOC1UdseK0VaZ2AAb9ABcHoGnhCrQiACnXu6iXgQe5z/ovwgpKRwA/GAA5UApiUgHVnqq1ZQxR1gx2Camzthy5fbyX3wpoYwqwTxyyxaAqVwxbZqQj/4EkAGBmaLySdiyy1QAvvwDR/XAoZgtgYwBGAQyZ5wT1ZQAmMstGFbEKFWjMb6F9O5Ie7INMTyb8/xnAREPAVnSsRROTX4gaM4n6NybvExKnmHabCYjfYimrWiR5v4ryuEEVBIn7PmjuCxYBMlIN+UzymksRooUC8XIpp2O0yXW6ACSRi4Yk8XMOb4XQ0jkNz5iqkHTFMRFWWRPw+rJQzcwAOxDnBAweZACZXAD/xQCeZAD+ugdC49J7KDKQshAgznki0L1VHtoU/d/7JTTQUcEMP10A78Ew8STA/yEFc+YKISwAhfoANCkA470ac3agYxwA/gEA8dsANSPANjoA+J8bYsmgON2g42ewAeIAMGEKyP4Yb9gKQlZA9xPANFKpVCYaJCagU5sHpaLbsxwARaLQYYIKScfAGvE77Dc1oW4AIpGtmF6VBctFKcXAedkJTtgAnRnLNvYJTtsFIzoKdgsSXRnLoiQBGJqqf/sBOqTLRG+h7twLW/2k7f4AOyq6cXQLro8LZnUEJgYbOx7QOOuCUwIbtqet2BlaiyeqUJkqqkVUJWimYrFQO9/KJYrA5XQAyK/as1tNUdYMl6ygYXgZukppGnomDYpv+dUMiBziOAhFK8wePfvNg1IOlOQVRwadknHhOFDAgr5fZOiJY4xWV2tZJL4LlYzaOMoSRXQtiEHUaQEbOuQUN1kaQcy9FP0uI8Fm7hC/TZPKKG1TsfkeVz/ikVBiwWLrMVxoTTDTwE4ODTFUwPZEAG9AAOP20O4DAE/jArQZc9Fw4vAXB8UY3lWa7lL5uUD+EWO20OpBAPE2WWaXQAPTADfDAGkkAYFhCqKmoGlAAHHYADUyADZdCi/kAS+oADC7ABM1ACdLnFRHDmZ6AJp0VFGgBy7DTeO6CmxHARqI2iRetG6WLLZyAEErfHkJ1PmhJQp7IQj41PVBNw9SDqswX/6U6REGttzZ2tDl3XAnLb2mKwUjkb6CbBAjggpFGrEJm92UZKDE3BENWtp2Dj5jsAuTbymF1X7GgUpIno6ZrbD3F829FRD6Ub696UXYmNokQgunRrGbIbtmGzBCNU7TtRDyqXoqzaS2t92wbRdcYYI2y74ri2sU2CisMJSf5hJp4RGbE2RCmFaIPEMISyYCTOeHPVKmg3z9U1dAt9LOe4iIWkf0Lor+wmOke1vtMqPQ2CFAbCUUODNft4IVr3N5rIecyo8uPRi3ICY2NSsGXljwzJXlVCJQEaWAsc5MnkD/4gAh/AB1bwASKwFe/iD/FADxN8DhpwuIV0SQcfVBIR/wSDoOVVb/WDcAGoyl4Aog9eIArncANbURTLPQE9IAM6YAWXoAknERGqagczYAZz4AUypNdgAUI7oQlzIAELMANy2w9XgAE74ASLzfQgLxRoXAe6naNcZH0nsbssKraWAUJbXJUmVKixbkI3OR43+A3HfdtGmWgEUd052gkhYapUonJrxAR0OYF6SgyFyUWAv+smtH9BqwMGkPXtINxh6xAdVqKqGutZr+7sVA8n3w6FytnDOglncNnl2hdmVkJzaRH1ELztVCI/8dhQGwZcaQ+XXgJb9g3kl97Hig632aQ6SpfFf+m8PqwUqLkv9a94Z+GbNT40viMkwrxb+SIIH/9QIgZoANEOnUB7A+0VPIjOXcKD6uy5M4jO3reHCiVeRCixH0OMCCF+ROgQYcWFDkFCPFhQYDt7G1e2bOmu38d2KGcqnGnPocSd9uopnKgTIUGYEhdu3ChSIsyRG1UGFVgv6E+qPtFJXZrVHsuHG4EOdBhWqFh1NWcSXZpR4kukBXsOHCjzoE2d39p9+9aJjd5/ff32veIj8BV0gf8eRpxY8WLGjRf3+cCnEpxRFbcO/CaOzDlz5eocNTiz7VKTQMVuDcBAwGrWrV2/ds2gQD91BlN+u/IGnDkv4ihuFQNmyoYRVvhZ0eCDdrsOWqaM0HHuBhhWLRJcqFdvp7tPBnb/LJDgIIy9Ih+mSJhhRdM3px7bLbHUwgAoSi34lPCxVGAnMETOlOhHtIHa0UAL+XLoh4X+rMOCDXQ2WqgqqVyCqQgSWnAgBzYOcukqdNSB4cIMr1LHnXqcKq+FGN5Qp58iXJgkwyvsUkjBFs4Y4wKKnGrOugt8sMcHDIjQoYQL0PmtHnfc6dGAAIIjYoYEsDionRKPKlC+MK5gw4UW7CuBEIxkgvKM65QrKkU+ctAKJnU0EJHNAMubQbwg+4ETQw13QseCD24s4Rsf8Oqkng6IYLAdF12oMwdirnDKopJIUqms0GBiiUKFzJLJHStHMi2lnlACiqLS0OJoLJIk7Woh/4pevYwquFhy6KenzurUyppw8rSsXs3CNK6VfG2rWJhknVSsjyxKiKC41rqIJV1j0igjln5yVaifBFoIoqiCcghWiLC9aCGtzi3o17LW1ckpT8G69bJML8soW1mrKm1ST2PaFSWdVjL3RHe+2YsNvBQTLGF0BHOsYYcfdlgSMiSjRx57/jHX3IfEiYMPc4DQRyftvrH1G7lS2oi9rSbCyx0sCmgFNgEYUE1m1qhYrQDsglTJonbC2Y2eddK1R0EJvkhv</text:p>
      <text:p text:style-name="Standard">DnOEyOSnfkKUADpwSunvDCEuUMdkg/oA57spMrQHzhlmMIOUIer5B9aC8DSwBUMABRKvAN2x8Uu77/5Sh/8MEwTjRhZpUwlKvL+cEp08HajjQVbn0uAQDLFYqr1+LHDBvxxmpFPGTfsRY8j/SAaqHRgQVQKLmYIDNEmEvtEA0QyZ9M/IjIvS4IM6w9jHHhj+/DKGMcZbSfDB7d4BQyY2hLVWC3AAlA02YLca634I/EBvNicSiHIV38hqodatAxKdFGUMS1qYjPUXJLLGcjYl/dZdCaxM5aqJqHkf0rXTswxiS97IQU2XViZFFKkoJSPNStUBjSIUUi2kXgxkIEZmFayXDKsm/0LJp3olFKJxaypCqRa0iNYWjYmwWf+bkFWqQpGqoIohXLEUB2+ir1Dliikd+Z+xvFJCaZUlgDH/CUpe2ECMvSDMH+jwx0EMAzEmNtExS9QEOCoBjngcZEdA9IoIPGEOodmqHX2ZyD++MpGT7aQeFGnHBQogswIE4AKDsFlr2qidgmArUvKAAz9IkZwd+ekAPZgBKAxAiTiM4h8/0YAlJCADHYwBBlULVFBuApkQLOBrx+uAJWagAx0YgI8OjEvYePclB4ggayKTiJ+GN7i9KSh2K7SH4HRwt05eIGz1uc5VpGJBdTTpR6SZiDpQ95+slSdGTKhNS9oxzECx5Cr2gI98LhAgV/7HVhIxVe0O1LnYeUsuCqmHMcnnDj8hqgUzkE/i6iE4dK4SQ6tAR1pC04nmmAlrywNT/07UsQQDZagsVlKHKu9TIgjZ41A+Wog4HQUpVeWrK1uxVP/6h0HRdEqe3SpXSFank1IpkCH5kpRpNOghqaSQhbOyyE/WAj/9lSR/uiKWXIr1rpdeqi1VwSgNlwXKokCUQ0ORH09QZRCKjKujEPLZM7EVxIcEpYE4ZEgAcwW/8gkViPKi4A2XBculmgSCEfUVszb1LJZNZC+d4Eti7JHEJObHH06Ea1z/stZ/6EMI5jAHGcTxj4SY61MPkQQczDGHG/iDZFHMqzj0cYPd4NWTWDjKr9CBiSHo4AcUoEAGfhCK1TAgACKgQgYy24ZQ/EC0mM1AGzz7kIH9Bps+IYQX8P96A0IUBDck2MAXdHCDOFTCAH2QyTdgEIIDyMAMQLBAf3RwhkqcQwTuWAc9zFEJPkzgAB5gJD1woIVN6uASQ/BHPODAGXOQA2T8bEEl2EHKLfWDRAFlHo76oIlP1Je+n+hDOEaRn7q9oR/fyMo3slailLijRf89qAEQNCFSbSWT8gnAh+Lnkyswb6Disx35gmKjM7whKNiEgYHOJEwMAEpJOaljk3Ighg58CT9E8SE6BpBhR9m2Hn6qz5fWRLeDOlITffjEj3+8jk/UgRCwMtVWXPSnDNUjRGcwQBgcJJPDIcii2uswUrXzvatBJHOXA0pb+seTvjaUUjEGYEz2BzD/pOzrJitzVv4q2j8KtaVnXDkgT0NFQKiiDIDydJ++NFqvGoJKIDpcWYdgir+dfIpd/vqNCsGFwJ82JFglvGHPnoLGZ55UVi+RoJ83RTR4rY8s83IhtOZlLA5WS1dGgZZMzqgXgnVCMWvFNWF8IFdey1UeHSPsRnMiEVsRAgh49YI+0PGPPpDDHHAAgnQrQYlpUyKvksAIReQhXUNUALOoVS0VYtYG0Wr2tN+mwA8SkI4guXZfI4kHZ8Ygid+wQAu5PUMdgDCHOSTnKh2YxAZkcIJwQKm74EhOdM3BD37sgBFf6IEOtEuCHUDnHEA4Nj8qwQ9rm2MMOLCdAYDAO8QN/+gubOhbC0TgA4KIJZ7qKAs3Y1CCllaJPTg5H0VCpCdNeQoi34imAxqwnYrcGAk3utw3XtQowiiZm9bciK2iWbrTQfKa0zqUmbDAYi3Y04p9xZOItmSyE6GDDVeIppZ8sKASmM7QdglQm1byjWG+gcWx68SgFAWfTrKpHScK6J9WVBuCMEkLOriOlxmVoUchVX2tsuClUA0XDMoZ08uydABpJZSidkSjJ2FVp1aF5JaQ9NIf9vlZ2BVT1cP01aumKfzOB5PkNdWrprbMT1daaUyJ5M0d+Va4OH8ZkKTMKuNy6jOVorEDEo0mvlr0u/4FL8lXf6dT8dD1b/8vfp1m+v9/BR1eav0NxQwmPwnrdfofdrF/AI0f5BiarbzlISAO4Rx80Otdmm0OcIDjHOAAgnUYAjKwgsHSq5LZNseKAwZoAx0wDgMoBBFQjWYot3L7gQvMgArwrnVoH24hKXSILn74AE3AHh+4N0YwAywQgTmwAi8gBHcIDgnYgB5wgKFpjufQgT2SCHFwgxv4AAk4gAWAAhFIgfKouCmwAnCwAvPqAw0YA7wShQ9wnRzYOS25k1gCAwMpnXhSsoGpB2nxgWoqAe0giDeTPoeYn/FhEZJph05wr3ZQFFVakcBwLyXRjgfzJ2IoDyJwACaYkU2pO8qTiRCTkgsQCFfyEXX4Qp//ICccIJIXaw4HzIFOILC74BxIwoKWuYIW8SE8bACu6zvlUAiCkQnaMAhFFAmSMZmdS4BCKDGhEwmHqDLj6xNGuY/f6BUuuwAvY7LLabRE6ylYm4tQWZ9var64EA158aFk5D6vwBR1kRabCpY7Y4qoYj5Wccb2wYhISZU2gTWQEMYy86qsWLXZQ7Xec7S/0idHIz64kIraCyF6CR2YaDB5fApo2ZYPfEf/GSqE2CGn8L3HezxMyTRVmz0xI7UqUbNhpJZX2YtauzV/EIyEeCv1s0jGYL94AAd+AIehqRYOkiGNpIRycIODQCxzuDhls5X9k46JqAfNQEkgGAd7eBkB/3gEVpiDOHgZKiC3b9usVmgFBlADA5gDdgCCTRiroxgJe4BJKxiClNgEEjgApMkBDaAHSnAkHyiPo6HBUfgGP9mBAygOEVCpfogHIviDDdABD1smMAhLJ9CBOUCFbmgRdNAHILACfCCCCdATMdidL4myEsmaw+EeUiSwD9EI1GkB/8q+2Rs1SRGmFpsBBWuJGHKgu5vMMCAGOGsHTGCeFjCS6fmyTVwJMfxCuXCHaJoS2qibFdGIpCDENYEUVfoP6WEJXpyBFaGIhOkhe1AlGUmRM1i5/7LEmugWRfyQAbMS7fjNMYiPKbkitmkBKAgDYvuQcsoyiJgJ6Ek8DIuRhf+aIVZhoWNBqcm7n6latLTwqoR0N6cCoZHAPfXplwiCpah7praolZT6IOGTEKaqCkVDRoh6PdpLPkHDPZfjvWFzJnqJMeZDoM5bqisSi6ibtJLSFmYBSa1wKPT0ubF6KBSTKKJaFaMqoDOzPfaRn9rwl4gKmFfRCyKyNbViKyQ6iIu0UcaIN36omONziYgioyjS0To4CKAxBz5ItkhbqxvgjN4oiHjLq26QCB/wgSCggh9oBCsoBB/oBQE4rQzorALwATHQALxCBXGwNC0LCn9Q0rxSyVH4gLQMjxIgA47UBLCcyh4wAEIokUORgS+YgjFcmQ5YgC/YAAe4AGLYiBD/m0oZiAFNyI9/uAIgMAArqIQJKB4Fo7uDgrIwME58eqfb6Icr6IDfuYJ2EEO8+KllaTlQc4cZA8wwyJgrAIMXCxH/MAAsUA53CNMs1JNOmIil05yr4JwSgzp/DDFpGhQbudQtkQrd+RMowxqFOKiZA5La6BMpBE0sGEw4EIEwoCM2mLHvJKKD4gPGhDnOGdUcsIvgsIT/yLt++Im7OwND8I83YIOlgqY50JOBKDvtcc0FehNESYBNcIjRTKoJ06hvNDP59LzIkaxDoykH2p+farNkVDSsipRydEaMeIsTJQpn9Ef3UYuUABVBe6qRAEc/ozNgNE/RY5dS06AdYjOX/6W0anSIDsE0Z4nHqBDR/6QgqBKhk/GrA7WWaQQq8+QfYBqKhWQWp1DFWksrxMC1JAqSK7jRq0UMDbCCkXSDtci9CYWujbwEeZCJ/aOiAMOLwCqvdagHffACSiCFeJgepxADLDCACmgEKlACJWCACviBCmCAILiAvPsJTRikS/iMwosIhKgHIN1RdFjBHZCA4jmDsSkeImmB63KCBOiWK0CCqfRTMhCBG7gECWAED5iBElCITsGBQfWAMrCCN9CAOKgPA0gAcwiB4skQiri7GzEAHemHTvjLL4nddRi5KawNDnsDgei8+XkokljXHlERAxiCPsCB+jCSWDqo5aLe2f/Nsf9YTvL4gGNykK1YJ6vLCZNRzWlCB+Hx3SHQgEswJ/G4WXu4giFBJz4wgHionfm9nnpIJPsYA/il3R0wk0zYEFVqAQcsAQ3grfiQkcnhHQNogKIqkRTxXc18F0SKE+MLPL9JRqnoke4EVvA80V+hn4iSvJ/Fn5YaNo8Yo5sdoyQDiTJ7PGUJT0GTkJ5FqWzJliSDlR2+l/J8EH4RFhXeR6IlWn9Z3F1ZmY/8pgZDqRIF4nZUypNCvggFyY4Fip3aFKpKR6GiPvPEvuvD4pC64WlRvS3uzbJw0fFTDLZSIobB2jr+By0K0oZwR/65WY18NnmQiHXYDTiQB/JzIJ3/gElw0AR1wKNKqBiTsQxMuAErsAIgEAO/NAAt+C0xyLuVkIdL4CKLuc8LtRU84r91+AZM2Lc5IIH4aIGjIdTJFIVBHQHVXYh2sIAJeLgFuJujkQEHqAwI+YZNuLcvOIDBMQAhqIQdMGA7GYje/Q/IGYhjnaVZupso0w5uAs1dcpMT+r7LQFctsANaAhSsUQd6cuXBWREgcQuD/TnldeKWgBMoCwB47ZwbgQNsxRsrWIUlSYl2qLDDsxtrPpAZ2Qg4IWgdoNxbvQh1wGC80V0NfpFJ0Js6mJ6L8NQiYTl3a5wDgQsDw04m0Bj36oD6uJqtUCjC+MWNzbwuJkZVMca0/1AJ/ZEXoR0WilVGjWVhaURYjo0qr8pYeeIKoG2+DX1PKca0i6WQCuIfdCyfRisflzIKgBmpkQaqDqLHjmDpjJUkSYufyYuqpX3MDBLINqkzjiBjO8uoHCqjKhnFqygYgolIXHMrO67jeLgEjuwDNNriSqmHHJ23gmi2yagMuUAjt+UD6fiGBLQ2aqO2hVs4SiAsf+gHUx7b6REJe9g2HbUYGHah2ErswoLJ37KAOCACGcSDA0gAQviAaUBdJhjq2GoB8MAbHeCDMYDS6XNbIpDcgbaCIMACL7CC3N1XnWjEKInm3xBVLTAnFSEFdTWYoumbmfPngMyJtmYWOMyH7f86pxYggvswHXhFkgrTV7u5j1FYEpMRiD3sw01ECgUJgbUkjE8RnT+5joMokxJYnuaeuUzEC/oLUxgw7bspJUIwaDh01ruBspVDEu0Ekg4YpekVgX3YRGG6ge/GDzQhiB7xp5IpiKBDkIRQh214VnulPzzxj8Qjj8U7nhaB6dYz4q/OKoB0vZcVldyjCDLzoGSRqhoSKQNVlSCOFaj46MYUl07DvpIaZQCVlhSuHyTXKZhG45CitFBa3H9MyP5ZKi1OCqGg0KL6IOQble5BYwZqvdVbVZ+aIPvcRy/GFxP9CFzhpaYSY/D7CSEiBrRCGPPTNbvGWnkYA0poSaHgWQ//6gd/AALOABmFEORnU4VPwQhjmwMqsgeN5IeFm7ZMf+xKICxMsAeF21G7WJcErJhRHr6/0gBSYNM+MABLiANxWIoUiANP+C0sODZyeMoBQwdCEAIWFAFF2Ys6MAB8AAUz9Sm3HSzgmh5BUQe35Qc+GAIk4TSdaJHs+JCFEAM9dpcHKaC7uM0lmR4giharSkYAcwkgUZKtIJjfuJbn8RT3grkJU4izKwyYSxeZaIdBQZJmnYkruAL7XQsOK4EWMZlNNDABG2o4zA6lPCOV+obNdAfnOYpOuIvsgKiB8RRFcYd/v+WeIKO7MLAPYY8kYw5cMh1UraN4QhKCr4jkBLBy/1kYIFmSmsANLrkCYsj4pI0qsYpyh4qhBGq9WYFqZ6KpCQrRiSLiaFxQQiM0pdQ9bwY0BeoWM0umVms+Y/nq8uRHNYtzm3g+/EmXm1aW//nIg7WMcbeWaLEKlrgipr6fhoUhotcIHg+16nuh6sMznz5aoZ17JDk5vSiixAiMJFqYJfJzi3wrjqkE3jDTLp9qozBlTxgCuRBkfgjsKlkXiakET5BbhRuDeJCHUXCDOhh9eTB9eagtdJCHcng2VP75bXNkUTaqodafdThceYiHORCFG9gEA9PVNQUCGEAFfjCAkjyIn9juxAYuzNgd/BMHlBgYt7WEc9CAzbTWeogtlP/UgOmhb9K4CX43uWCUG/cCnXbJCiW/5VajbyXBs5mgEfFbEj65ihxP7/1BTEXxiZEQlHianQFTRICwh66dDwxEzpRwZ0+gvX7o7H2rh26gu4novkFcGJFNvYbt1PXzAbGdu48L1bG54hDityvq1Nmrp65iu2/fBg4UOXNhQ4X97FkA0+LMm4cY+ykcGFNdx4dLM6KT2W6hQpDoZrIhJjBqw44w1X0kifRnWKVkcbZDK9Dd2JJskzKsqDCtQoFN7X21JxedXLx69fKNGrgq4L0lwbLtGbYh44oSFWLE6Dhj5Iwd02JWitle2bCITfY1XNivaJgMOTs1iXrhT75pAU//PZv2MVeYGKfCpMkVI8yOvGP6fQiTL+nBxMEibsu3dUmKAmNzTn7Yb26koI07FixxKkbaccmajhj1WyfybP6hT4/exxUf/uxdQedPPf369u/jz6//vghP5sDFI9hCEmH0XDjgVAKHPEjZo4kBlsQhzkV2LTQKHOYY0Ic769CDDz1uZLTQPwwJ144b9JhDjzwQQWaPPPRQoiJjcQmYkThxzEHODUCIQkqAJem1DjjmkHGDAXNEOOFDhJBhxRzxrIWOJuQQKY5JD+njBR/niDCXX1nyQcoQD5FZ1088CSTZN+npdlpdD3WkF1JkslZRTwz2xNBNcJnGGpoSMfTaQg/N/0UcmVPReeeMdp7JglAIAaqaUzE5FedDczJ0Jl6COtVpa69hFNhUfp1GHGY+ICYeDCS0YEAOrT0nYKKHlqoRiZw19lN2jJ05q52j5RWaa4PeStFYq4HV06WJQUcWas3OqJlZjE3FKalO5QabU70+V2uteeWGHbbEZsortebKNm1Yb7lm2pzsJrbcScAOiuhqfmUG10KvpXYoV7JROy2sne5L6GuM9mUawedyq9ZZtwJGrnVgCednVOp8w0YnWZ1nH3sfP+TDfiOTXDLJkpBBCR9kSGKXUzZBJMkY5ogChD4U9/EBH+WsI96ID8XjCSVxjGKPOGT8p8lsRmU7aB2XpP8oT1Swvhj1phS/9tE3H/lzwzlWkHHhJevcWgeK9MThiSg3vBeRXlmac06Ao65zJBzi+NkP3HIPh6g+QJjjSZcQNVXgcBR+l9hcif1Ecax1XhnitnYKiBmQmFLsOEnEVdZ4nQzm9RiNzH7VjhhgENFCCZUpJiugXPlEaVWv9aZdRrPDdZtfn75F+1Zy2iRGBwclcIF0g7ol1nTtisXQdnkR2itom75lnbHmZgbtVSQpvzmatUeJG0/BUld+XpJhZ/7V1Sb3LE4t2gZc7b5R2tFPzt6PK3ixHXadQoYNhl7hIhdOntO3QK2FdtDZDOhklxHPxS4ynMtI/OCSMPX1pSP/EqEfTJhzv6QwsH9vMd+6Atib+jGmMgXqVHNA04/IbCyG97GHP+TzEH9cwWQ63OEO44Eic3gBby7TiDxSZg441GE6DqLEHG5ACJ5E5GjmsAIQ0vENTLzBE/zwQgpGBLN6/GRNEXFDOY7YM96kpWoqmhRh3AUkIf3nHEDE22L2RgorAMgoDUEHmAQ3u5wlSB7hcgchvBC3eKCvI2B6Ek+mtqmebA0k/9iggDxHHF1RUHKMAZR0HqKa4oSPK54MjLniksLTpMtP22GIu/TiqBbEICGspJHkALUSO20GJvZqZLn01EjdKOR1LptKPVa5kA5oYRIOyMHhhvk7OpWFWLuC/42iHqnLAk6KUGUq3wVzYy+CDQQ5/OJeiRSVv3M+C1d+2gw71VIxOgEwdt0iEb8gZkLSqG8tpWJgwBaIFmkpry1yAqFcTOK45qivg6spIL7ed5po+SlWq8xfO6EzkWKR5JGGyij0MBowYlVLKb5a2HJ6p83GbC1jxNDYmuzznve0xx4i4yFNa3ofQnitEiki22l8oAEDUMIc5NDQP0YFyEqAQwMiEcjfzkGJsfFGHpfgBxX1sUKjAWEI/kjL0/gAB7K5jS8vqoSMjqKZPJFJHhcyR9zecC2FDEGObJXRvNpRyMApdThj/cAqNmMPMMmNMZf623+GUJGuncMTWoVPXP/FpBd/DAEc53DidM4Cwn5Rj5S46pRqjvXBMx1OdOLDHXOcd5y/jLBM1kFrPxyVutVRipgitZU+VzlAk6jQMiUF1QP/AqsN0lIgRcDBGOKQOjOUAFX106ZbJuYmz0JRsHXRKEKr0z+stdB9C5RuWwRKJ+9wJUrzIswF9/KbQaavoIrBmsAA4xXKuNcyveUnOvn32f8Vp7z33AvEHkeRUUY0Xtl92F7ee5vT/oSSk0nkW4nTzeJokCt3YY7lLqW/5k4nWM49H3yXRj9BfYczSakHDFnasfq0J6bwmalNW1zTK7QDsUH9zxiA4AU4gIMP7EhRHwoIkyWagw9WgMMQ1gH/BBRV4hyL/QlknfofL6xjHTeAwzkmiwmmnChGK0Ilh7SMvPLhJE76IAMfKMGPD2gCcg9Zh84qMQcy4C0yGCEsKQbXkKPxgaw3GAIQxPGNvUEJMVgyZGDbYSG2xgEL6qgDHPhxxAVJ0YxuktdvfoOoamWSdWj9S590ByjGXLOe/6JU3vb4OYSKl0GnG0pCxlWixFAIVsn64Ky8tU2CAbNGcELLR4rwgRYAuwXFC0kzz0KwdcGKNLDSzXZKFD2IsrBMAXyw42plLFxG53PRgRbAHtZPh2mXlE4pr7YeVy9rc5peD9anhevbT+yhpXfVKygurbspZ9NrogjUp2WPTafZ/84GXe/O37/XArqDLQvMEMMfsdxJrj6dxrrHCkw4IRIVE3dihv74WIpd7HGavscePnQ0PyhhZnOU/NHYwgybE+QFp5KcrZ5g218w0jVSBNXRbHU0gBgy1q/CjDhqlFpsT5mUxAzBE5WoRDlG8bq3jGJm/Jjse+CEF7h5QqkOjgeCZgwHN9jVkKIYArEkkg4tyU2sja7EGCThjqodEW834gM/FBTb2e4rUOAKDkRT2zxai1cwuRZhcH9T0GZGj3QaeSVC3NHs5mnz6aIs33oDKkL+Ifsko9Ljp23DliK4YAawTC5N7kRezxSrf6COLZ/kpHlCUa8t7PNn9qY10HV5D/9XeaHLuPSZrUH6RXTAf3C9//5tutwOvvPrLTopKrAWtrEw4hIWYcB5mnG20sLDcv1mxhXMwDS7Lx6eoIH5Tt79Ege4zZ4n4y6L+eOBa13x7U6YJ3QUiCbQOeOBSAzJc5+P7YNA+MA+fFwBloxK/ANM+EM8jIF/VALPeYE81NBi+IWQVAIqyMM6UBlbnQOctcM/3J94SIIX5BgH0sMN6IMeyUM58ANd3d+LtOCKjIvCZAZErMNUEUkK0JZAYAIQWAEl+Mi9PUcmEFqXYMZN+BBbmcMYiMM/ZEmPaJ0t/c0cKJlEdI0ngMMQxEfXgENSoYo/iMAHkIITmUboCAb4HF//gQmWsuhT7DTbXYjPLtXf0hSMvXhG88zSjMgUxriD4TxXtFzGczDLpj1UsRxOoqwQcJHIKpHJFbiEbUwFrNULNm1b/7CQuekRdFBXDWYT3wXLaSVMPd3KnLDXIy0GdNUXNvFT7fHTpzGX9PWF9CSKqKkbPgHf4ehGSOniwGHPdXVP6SBMu+gF7TAH+AkGJwpKqBkKTzSMoCTYP+kiuP3b/2yOgAliAJGUPxHLwASXNB1H95xUa5CYTajUidEHDaUYe6CDAbLjftxdPaDHs6HDC8lEL8FR28EMmhBO5E2SUQBKPxJQnOCF29iJQFbGZqAPYVxJTRRId8GHXoAgVWDW/zf0IamsCYn9A3Egjg/</text:p>
      <text:p text:style-name="Standard">kY3Zs3gd+A6ZwR0NoiiS2jrUcTAPtBaZ9Y/EV0K+ElqgYo+icVCYJGpqo1uXMzkQUE63QD3PJmicGxy/eIbPIG6Zgii/dhVzsCVj0wwvZxJwoWPBdy3MlhmTAV5SUnmtUjG69IcOkUyrNm0BpCviIG0ymGwC9Vzzll/lZD7RAS3a0CG3QT7cJXH1Z49594vn9T8FZmx3i0rYYHFV42+jURkYgn0Ip2G7UXMScFvl8YoRlhvZBnyc9S+8gBzc5V3f0FiXZj/vciuKxRWRoTGnOkHuQyHy042reh0aWE+yBkOxEhZDwA9E0HFQUXa1Fzn8hSv/pbYX4MJTvnZtl6crk4FqyHYt3oJK38FbCldJwvNck0gQNgtNSrk91lIuzlA/BZZtEvqFSfBomccsmKUWoLBR32A639M2k6FJHXQ/y6dtlKAXlFAstFRzyhRGpkQkjWgwvUeJHfVDmLUyyHaOyCBj/hOY26SUGaYr1VU+gkM7sCZxfqQtAvdv9VcxeOhhDNaOb5NeG9uX5xdrxhWWJdhdmKo8wVhy8pOS8eOa0WCa/ocavAJi/dMv9RWNFkUiIViPCKcsAzQqmjefC0KeCFoaAMopelFh5ZJxLrVhMqSZrSml6HAVCPegtQZNA9AGVjIEqNM+nmWf8IKZpcE+9GRD/4mCNxAUMbfSFhUVO5l2jf47kddTlZAxRxZUOG9IFnvBpXxSIeUrEeErX9MTPB5FGZ8XLvMyLHuUa/aDlrrmFZilo87jQgRqdtN0LkO4kUSbPtaWolZIL/WneCLXPCM0bN9Ua87BosgTQjDhO3zwoOdEeWIJWUeKh1R2OwlAOeUEY+pVGxBxphdJXYy5Y8EEjQB1rs1jQtCVUPk3KbWKWc6xhi8rLwuATXb7PJenWXFJln/xqPB3jP3WLvDDI8xUldsieOHkq45jLwiTLlZAYRHDMxtxHe2wcOnTclOqrrFnL941k6QjJ0IwCfdYSIKJSRRxKeESXHmnkshnHOm3S/1BOR8RtzkjS3652n6Lu58LiSm/GijytUGf50oCM28SAhjOuoWtaFBsy5tKM5MeuoUSBJ8E4C2dyJ6lwy130SYAe5v3lp8MS0FboS5bu2vidxlVpnxDqYaxAB/1wZjaOiy7m6SMl5aJi0GNyGoilHlIqxkkOWCkha/YIHI6CItaupI1iloaKBvXtTtFlhl2uonT0gzhhZmYZqAtpnubJbcomo/u8CSaeZ7iy4rulZWaB6n9VH07C222yW8OF6ECZrHhtTkrFkMZo3IrdkL7qK/iI0MBg25kICR+0HUVEzgpNhh7BKp++Hm2ZRUFZaEKKW0bRiUO6msQAh7RN1PKEiP+glc5/NUZOJlyB3KkwcVaJmKH9wIvdRo54Xct7YdJUvhN88VfFzM6s4c6y0NqbwEXfau/fzdspfm/p5OpDsY7teFPJysXc+k9/YS/htd9VkEpvltadpOl22WX+QO73pka2RO+u3hPs8mXZzksrrWKJTsYJWZq68OLgOqZ+8SUosS+02otICma1SmKixA9WHphCmq/y3Y6RRt8FOYT2rMb7ppPlMQh5maz1yp40+ue9eY94ZAyTmiN9AMGO7EiRxcMO83AP+/APA3EQA7EmCHEQE7EPa4I4RIpfHqT61I3Avs7LcoW9hCyw4mmLUsjhJCblgZt5VgaNQq6IKQcIzZr/RG6vrNihqwqiIHKL9+za69wFcCWkoMghuWSsagTUtlWcZbaJYH7mpzEtYqrFLBWQ5yjqzxqoIAccPHViV3YiHU+xdmSTK0KHukZUoNSf01bl7F6L1MrLMFbcL33Zgv6eECZK4rRbhIbTrDItuO3iM0LHeZmPuNjhv62vOpQtW9pGmMEbt/VT+Nrqqu6LdXElKK+P6tluxfQbSNnujZIofYWogxmU72TbV/jlsRYi4gknMMoerCXpxbRDaRJDk9oHEJjzDQ9BPGhCH6xzO7PzO6szO8dDOMzzJxDxPeOzOuczEdPzEWuCPc+zOgv0PevzDhP0EQsR+eHmYOJPH8wB/yW0nd1SSMUkIgxn5qJ4jnmiHvaghvD9BetSS/sQ8nCSSrhkT17YSu2sJFo9nXORLiKalu2mZPqGb/mYJ6b0nqkIXrY6KqZKLymhl0lVI9W23+iA5sM6pK2u8rwJ4/gSi6Yl5EOV1HUC68JVHrtUYqsqUFe2cGcssO1Jxx1ODqm81Si7Fyg2a0f1BSbvov0aK7e2co4K69Li4j0Nn7jxklQ/lDN+cwlTWH3azm+sUixuK2MeME/86t4FMjImkJ5qxmdk5iDlsclejv4ELZ1g16bA0EpZ7n30wTrIQ2jLgziIw2jLgyqctjxIwiisdmuz9mtLgipIQmmLQ2uPdjfI9v9ox3Y3iANuz/Zpu/Zv17Yq+LZuo/Zw47YXjetpABfs5QUcEQ2ratL9TfSXZcpOXrJ5pjQsCmZmVDRhUCz0qaTzre9ZfNo4JfJLNmidVAwlkazLsGm14l+5+BViGJD3UvPqyWHA5Sc9gWXGbpRIWdCI+k6LQMevBF4eWrWbjtrTDootnZKmJZsqBTY+kZQratf5EvU0jlsuJ1Qds1C52tdJYs20ttesJpi5XGyzisY4YfZQf6uHN/Eqie2wIhswi1NkL+ThuZ4QQrYbX9+45M/fUuJshZErAxS8oKvrDiV6Ma42YirB7B2Komiq4QUYZYzG0Ov/8ZLmTumD+wX9cRb/u4aRTDjEUjaOpJwufOXnZQ2UEFpiHaoFAD/4pbTuxDGvt0XfR7WpbEbnZcpLdogW3u1adZco9cSeqSLYdT+caS1NoQj6Mr4JB3E3YawSVoYau57WgfFL+m7bu37GKkP2m/d5kTb3aHTiu3hGuXqLbOT4qDB1Xw4qu3EPqLOiKw+q3ALJNT4qsKrhlPvqLIHxuw2u57zXZ45SsZcoLeKyVrK4pKIbSS2396DsJycqrdAftm7xmR8mcFXQuLVlR3ULPxUM9yUpZtDtuwzGalnHlYImYCMPgrIE/22M/zmpP7wUDXm5lIaKtVA69ZYKHE7KmazWyHY4r/wPrHhOUBoe/xfzk+lKnzSxu2GMhcNY+rRE8XXPbcR85HJ+ozg5j2mVxgTXSvNdr+mRBVp+LN6RJx32i1v7KNN21PlySgYphcYyr2s2HMrmzyopoqOTpyIyFGfp+sM+lEJxFsL7eIXtKAiDKDfRIrFk5mNXiyp/5ImDGyI/42KGcNm6uLKtrV3bNArNqVrYOIr+OJWret8Qc3UdjPwpDEiBu2XxEkpi+11Siwilj46/E0f9BdSGFM53eCimO4b5TsWRpnm0VH3Q0IotBIvtOzseHFYnO7MwpsgLnkZlJWNi0nq+uYhx5dW3k0crzGfWLKnNUsaa8VBiNt/Rpe2SYo9iJ4Ge9RCBZf8CeZOgiSjA9Yk2uewHi89iMu/FTp9MQu+FWZSgt+v6LDW6O/+pZuYFRa8ehakVG1zC632tCCmKXrHub1T+RUy7708vQ+Ogoj1fn2WUy+VoBHCpOybsf3Xwa6v0aFf9e5uUm7UD+6U9BW255wlA2OtnD529dgXdtSPobmBBdAcP1rP3zV49dO4mCrSnbqNBdBQtYgR5sWLHhSQ5urvokCBBhQMhtjxoL+FDlRoH9mOYUF07lRhT5tzZrudDgxrttVTKsmBPgRjR1aP4jU0nNsTY/NO6Vas9f14LXvHHlWxZs2fRplWbtmjSghE73uzIcqRLl0Y5UixIUOLeizkN/hz/yBfdW5QZf3bkmBTmw6gtU66U2dMpSp86G7/EONSozr0Nh0Y+WrDhzJ+XayosSDEpxZ9/azJu2dmjT58XiTLeCRqyW4UcZ34uOZC1w5dHM8ttqTM3x6YbFSZtCbSk0sUOMZpkKVs2YLgDLVpUShFi1MfBg7sNTPS2ysXqtUeX6bi9aaGztW+OezhxW6Zud5KNvYecYm6+8hA0qjyJAAvvMdf2e01Cx3SjCboJJaTpsPAyoog4jRKMib3dQmOPMhOby41AmnJjaCH7qIMKv4Y6Ki8745g6yDAGa1OQxPYibBG0tyLLDj/6HJPROsWg66nEoVwkyaiovumnKqo6Ocur/y19QMeHtcAMU8wxBwrNN/oKTOimvSgqkjS3OFwto6Q4ci66tngS0DicPAqJJBnJoy+j6/hCiqkMKUSIJIUgTA/EOoEsSrXZqJOIsLsmbSpFDGdcTq6CeJQILuBWksg17OAcVENEKzLPUuEuG82iqUAkbbenBoTIScwES4xV5TIS7zAAcTvtROeWexRFAtvj9c83/6JTNwOZQxLBWlXjybahfKtTOrmuk8jbDN28kbq94LMWxHXLnBNJu2Dq8Vq/lMqPv8O2Wwo+fZOtMNGZ8ByMNuac7Miig/T7MKRgSfLzJP2QpVdQwKBNyKDFMjsxwMSY3VVeiY/ELzXBprKqE/+rzrrCB5WvQEflMWGOWWa9Zls4sYWSNVU6ESOztKXiLj4uRZJobNPgCCXj80OcvUVOTchGZA/boFwEeDmqdZpr0piAGhGwhsxrzUInpX7rwD7N6xqqEbFr+y6VJr2LR5qTiqmfesRrp51XF+J1LibRVfQ19ZSMK12PumO3VUbdTYrHiBTspyAfKmrHh4P7+UbcsdVDCL+ZDrQJt76fWmrNDMmdSHIxvjFaoH4Ooqy7qtN881q7ezzYKFp5N7zcleDWdFzPqCtyPwclchAuoQfW9ljUUNw1T9lFz9NF6DRlFdO9MAKMUENl2xE5nJ7MelzcUrJ6RW/p3b4v6Z5L6UL/gqGHckiN3JnqqivPWtmHfexBubHIjIAFRAuo3BUiSYnGIX66SUzkVJzNxY87patMbZIVrw8VL1Ua3Ihk0LG0/9wLKdLyUKsqiKleSYZG01lVSeR0lyNNr0UgrNuUSjcZzcAkMr9p1cKeQxgHNkUd9WhIPzoBnnrRp2o24ZV3mOWiJ5LPWdY7DAPXVKhvtO1TRVTdRnrSD3W4Y4z5+5jO4LI5Mw0OYNFZ262khjuFlGdnTRGjc8gon6ydDlVlAt6q/ig/zyELP0oJkeJ8uLUS4i4z4AuZhSh4vnot8ZH8At1tEIeUyljMdh0z3Am9BTk/6YwjQGQSodo3sEyC5j60/4Gek0jyohNhC2T6+k+a+KI/k2XFLFv6ij1eZkBhDlNYiPEdgHKXEdt5Ky9L6Ytm7NY1OxnsMKeK0Znm+BgKVq10N2EOlOQoTdBJJkDH0lAmIacSnUGxJe8zGofeZ6gFtUpCWfMkzp4TE1IpBTyO4VtnRCIGACRhCS2b1BPP9cLAce5G0lLK4GRytsz4UyM6Q1egGKc34ORPb385iMBeuCSHvAtWK4oSQ1aErutgCB09o5I6vFgPveENQJ5RVtAQMtHbIYlHShwJh4z2uwmliJnNQVpifsowi3yokRBRE69QVD4SEc+mVO3ai7K3nxseJ59JqheNDCM3QUWtROOKi//57qQbfB0JcuOMUJNQQz/7cfKNH2nHN0yG1/6xrEv22McwAVvAZibua7ERZKoeqKC9xAlwCgVdVZOFHqWlrbEY3Yu3ACOjWwIuPRw6jgxhRTV0gXRCDiqUXXIkO1g2dGK++VSu6FqjUiGGez8ryXXaIQYjrKAGclABAE0Z2SbGNTVokhr9FLRa4gHvWTLK4g9RtZie6E0IJ7gHHZjQjhQY4B73iEADiNGJWikvWC+U3h816ca33Kpa2ZxjCdFRCAPA4w4cCIA9bnACQTRBCRegkVFP4jguvpBTFPwP/CQ6PtxVsDHwwhbiDkwvc10xZCM8XCpHUzqjyDBgGbzYKRf/96eKUpZDpTSJVkfaOT3RcUpSzE40vWYumhhowfuqMH4kdRPNfaQq+zvLV/axMi9dIbBFhtlglruZWMppQdrUSLnAmpGYHAx/sKlQwdLXHwv1qx4J8YmGvqEtpJwmivSb2ow/xSQI0WpNwXGQSB5ML5q98zGE2pqrmnshImHynOaxEQ7FKkKXwNICSVhBFrLgghRcIccE6/Pg6OUm9UQMkKjFoAcbRFGaIVCn9hBDde9AhwbYIwWgEMQ97Ls3DeENdvmrkg8k1w/YVYmQGYMO6VTkwot8Y457s6pO3GAFQUQiAgFoxxtO0IQ1JADW5ySfrlwyXGsp9nE/7NC1FybU/+OV6o9G42CvovY8gZyHT9GzDdk0Rj/pbSrasMFNTukUqXXR0ULe6xRL0OPnp3wzquYLEqQ8t76/OZOkGEKoGGNcv8F4ky9F7ARWUNbLr/wymEa2uFoCpNgmv4pj7Rydd6jJ8b8FJcP2PKhG3gQYkMy4dZJLCgzi4AlvlKDZzaTR9/wSozcdhVYNplC36oPgwZxPZz5jTSYBSlT4HNJW+F7gdIgWcilB8to1Y4EfolCDGqggBZctpFB45rV5eyyutVmhzlHndb8kj4uLQocYSnCCUDfAB3sYQxPgwYAG8Ggi/qiDASJwAlN0NwL2HeMNs33ONj7HiVKUynbx3oTvAv+NIDAwQBOawIEL4DfZa6C7rfYIdR8+x1fNjS6/bLliBcU5w5+VV48uDJ/DSpKSB66kxA6a2BvOON5nY65+QCnb5B1tlCcmZIR9U27h8B6yOxRzc68F0vbFniU5/susetyJb2hp4gFExwAvHn6zNGRzxqNLMsXTGzbKebwQNla7rVhOqhtnMe4QA8ytkP9zlOAClH9q0KTnawKjsR6GnqpuPlRi5eBmfGxJgrgN0jJpJNIu41ADVb4DfyBMNnSHbzymIgqtBkBAA67gQ2LlVJiGkjiH0ghpPxSpkTBNyqzt/HBHVPLrDr7LZcbgDuorAPCCJpDtDuABHvDuHuDhHtb/oL9a6sVcieR4j8+YRgzyC+/uQO/UoZ8sIgXg4B4iwb6+QQRiAPOYIIgwpS3ShHlC5DFU7tqSipSOiZmoSZ2Yy4GYZKrKJ3cmpqzCrd+cJ8bQR612Ilqwp0lW7WNurkc0KwNxqK20hQ5N5JjKyWo+7GYoZdq+Td2IC6rWLcB+g9fwKvu4b0uuIIDEbxTJglBcsCSKgzpqxs8AiiRopQCFh6s+7Od87jh+Cl2uQAPiwBzmoBfnwBveoEuWxeseSX7shIlojCVAypzAZ31cUQ3hZE/MRolKKUc0bsNEx7XUx0KCR51oS1qYDOo0QgzU4RuIwZSWzDaU5XmshVumiJU4/+h8WEUdmIJDTnABj03uvmtl7m4HcaQe3iAG9isCIgAKkk0Q4GHZuiSStAbetOZEmkITrKAJdKAJ7gEFGuD46sHu7iHzLkAdvLAJRE0Y0yZphEVG5DGkhoVfmALfpk1EaFE6alH59mU7BGfqVNEmEWyhMGxfaMTkki8Qrwfl7nEQEaberq2Z6CzNdFLFaEmyPo7hcmKW9iiW4sWtEKyQWPLWVEQqJuJKqCJl/GfIvoQUzbLE3qoex8vJpAVjiLJQmgx+pOnKjEpNpi7nMicFcMAK5uAcxuAGcOAcZq7/EEzMvsnMCutZJq28vBGkaMuijsJRqMQl9KI+1IEN2MDVOP9CcmTqbvSGTuqBDcJMjAbFHWSKIBitHWAHb0RTKHgtOi5HbygnMlvn1oooeJgDb9pqRVwuOlpmZ37mIsioHJ3CNDUKlqLDNRWiMw1CNX3AqWAi42xrosLMHrwQHjDSZeLAIu0rKU6jDoIAC3zAHbLjE6BAB/UOo7BFMEjHniaiSvrhCsZACCPgEWywAZIKmO5u2S6gHT5BGbyL7mSEZ6INOj+myWKid5CnvGyGP+bwMf+o/Fbl4J5KipIpDYsOzxYUqKDrzVCozlRl6NqIahhpMe1NPUBn93ZHqR6kvKxpQ1ZCfb5MfsRxLeuJDqGKET2GheCwHqwCr7ZP4lamJcD/zyzFrzTG50NWjoLUg7xaJOTUL9owo4SAchqTZeXIQzquAAzmwADegBCuYC/37znlBKyeK+e0CkEgsnOspgMThUW8JakeAm/yJ3/aQnN8oDppwjkKo6VopR7oEaauJwm/oQrrrDiIAmiggjRUY6YA9XooI4TWw0i+pUY0p3VgKlNlzSuD5+cEgihgqjfq8iM+AlOLKC9M8G+UKP1QJ8y8MED74dNOYAsDgNc6QypgTVfc4QZi4A4wklh07ihuTUqA5BvEANlQLQFi4CLxE8fk8w74qz/dwAGu6/PUKEanDlmM52YUE11Sj61c6SVxJHE6KW5i761WaskeiSdvrH1A/+PO6gZSXqRfGJJWECZGGQbOtsgbUWknVcx2aqVCqkYqcaXxbIjeasnC/pVFbCKXvhLieKks/Kf77MFISXG1/ognHwfPRCpB1MOyngtS7OT9RNZf62Qg7u8N5iHMLCAwB5NV0QeaArDczC8aPTReFGVhTgha9EUMBuDQkEAD3iMv+qEIEKC3OqCZFMICBgAEeOsFQIDrpGIgSqkdBgABsqADXAYAjlbrQpAYXgQk6sEC/OBptQ4ERXA8HYMFdivrXiALXuAFOoAQ/uJdyFOgEIC3si4EU2AzLYRtV0AONGBsbYC3tK4DUkCyyqSILIAEJEACHCAHsmYmjkvJxuMpo//CC03BvmIV1PqLNWwOaO5GE6jV8ygnXH0oFZ1qR9xBvgL0Vb8ra7L0CoQg1BKgE9ChDibyu8RLlW6tvSxGp1gxjTT0MTj0RbVMyeBseVctkIgrxk7xAkXJRTvU2tawRUkFDuHMbN7tQuBqXQIHI47juRzzztjueK0XkJDqTB6Sc+6yTwywmdA3Q3XmFgMsJwC1E03mE1XGZcrSYsPPw+Cid26ySaVsW6sOeOZolraG4TpJbOzVKMgIb2RKJVIADM5h/zqBcnYWmSIMYlYsQHyyeOht4fpQTaKq0KJAbveB0SRYDPwABKJABVaWUcTAAvK2Bl5A614g67Q2OyQHHYz/NmstoBjedoV3eOsAaDXUodBWIAqyYIWhGG474AqIQSEwAnDjVopfQAXolqGgA4d3OAqgWIpBAAa2Q4s7wAhAgId7OApAQB7cJCLEAAN2YAEkYAQMoD8t9znSkGa0zHKkYyGKiCpkjTWQ7HI+YnF84Dr3Ee2ixVZMo+ksBxPmcw00D3ab1QID6K7AA3Y+8/fcxbnaLif7+PYKqaTMkDZAi95k0cK4h8KQBaJAppa38j9U5OQEscN27gR7h2o1ZIA7glaaidK0MpVWWRBHxjCOAxNVLF5Qb11RL44igxP1N0jLQmX8YXK8AoDFz5q0g1+oTGFwWZXWjijf42Fy+TRi/8Qxtcp7iMIdwvQX+e8koafMOENNtUoj7Jc21jd4HosgbLIdWGAJntgFVIE0XUKFs/YrDgJv91YFliAJZFjrNKAwwkwhmjYLQAAE4BYEOxrRBJfXxohtawCKO9oGbKCNs8CL6ZEgvoEFBiAJEEClPXrrCIEeKVcq3MFoTxqkO1qHXyBoW0dz2DYLaoC3Dg0EVlqovTijccYeioAEFqAMDkACoMDYjIObRMPjPFZ+MiXAmHDndmxX9cu+DKq19Kw9UdI6k40BAoAY3uELJy/EukeTOkdUWBkNM4KpFKxAcGXdGHGN7oWldPaTmASejHd4WytWdOV5NYas5Equ2ORoFv8wrK7nESUFBf22XVwSfi5JQ1l0QY1nn1DugdwwzbAtDot3fl1FVe63InSJKrCZLHwJmLzEm8Nvs5U0fUkvr1UFQ8rGQk5oi3THU8IKSbzxhDbo3VykZQWzBDYYhnCsJh/GKsnHhnKKYz7LpKyMbAKkULnWosnUVLg2CpAABgpVc1R46xKXJixgt2rABWDgHz5CIpo263zYir/hA7M2EyTnG3y6BkRQ1gLjClpGdjZCJfqBGGSat+Z2jKJFNVUYjmFA1jrBZ9v4BXDADTREi2sg0S7c0352vlPANJ1oI8TgAx5XAsrAAQIAXMAxQVHIcC77XiXipOwNqjcio0MyAhL/gDR/Z2s2SUrtAQbomgkoxwt9tQF44yiV9rULQ+dOkhjV1+vOdGEX9gzlCIcGwyMEBoLONXnXikabEpal2chVVOl0nH1Pon6l7DDIWV+J+8TOdaEEUEiuKj</text:p>
      <text:p text:style-name="Standard">cQaUeXzpEU1sZwBLYWomT2J0vMovsEiMh02+L8qHBSqaekfKvC1YQMxUgQYkQGDc2w+/SSj00sGAxEYTDdrEWFeeU8yBgxCNXP5FrTD5pxCEdgKr512Isl48FbOqcL9epOmut0IjSJwb+r+G4GIr+HetEaQsOjAAe6Tm+ulsNTgBjIs+VY4zn3bcHtQYtVIBOA45x8lrdcwA0yZ4Lr4byzVnPqgW3J/3iGLeAjyBOHe6ugbGoh3AEGQqCqzUAERmqHuLF9LKs98NWrJtkj8gcd9EEEEiABlOALvSsBCNMMB3GlVjcpntUjtygeljV2awKg5ZJeNhZ0sjRQdIffwQ4PTT7J2tC8SkJ7I755kYexVzlWhGKyKxSyL7Gt9zVsqLT3vltqUhlnGqOhmjHfZgXbRhtpuKPFbAXEeoND45RBF/vl2QwnQU+XeuwT/eE3/7fRA6syW7R3ADmWPE7LigQw3pyfP9RTwgdtMGLkk7IEATVMM1i61TY60FQnr6iZT7A3CmbQt1sxiOpJKUIMDPoFwr0oxjYJFmEFNACUfcACbOBwCQQ8NP8c2gvDIPIbBBatMBjNHq42ClyAGp6zaNtYcOFEIZ4TPs8JpgYCcFuaGEbQb/s78qOgA/rqpbPdCLLut0zT9UHADarkMz+QwIlBGAvEJ65gFFZhH8aoJxymr6HRwNaFSZ7i3fTcOr9QEBDSuwogvHwitX+yYM/JM6or8wIgc/pBk0ujmvjatEQ5FVGFSffZ9hJWQJ7y0iAs3/QfBaVFeecQINDZs+cOXcGBAu0JXIhQ4UCHEBMqrIeuHcR2At31c2dPXTt1HS0axKhQ5MBv9lBSrGePZT+CBu29RIkSpMqOLWE+lMgwIUOMFttpLDjU4MuPJWXaA+pxqU+HR3lGdPj/tGFUoUdBptT4rRObTl3/iR0r1p4/s/Z8XPFBtq3bt3Djyp0rNyTHqlUpWpyZsmTFikqjcizo0uFBgRs/CkVMFClUhYPxQhaI0gKOc95KXGCJk6bTlX1RAgVsMGZhjHqVUm4ZE+RLvySVItxbsp8FGzVedPCh7puYJSBquEiRsF0RBDWQuEH37XW/fgBARHHh5ls9kEVW1MBB3ChRheh8KLaQpEaUGios+HuJTl1vdEaXPuzHIsmKFyoIxTT6bRtyJDAwxJE6YgwAQhYqEOcOC0ZEkcVuVLVDXhRyQLhYX69FZJJFKAmkFU+nocMSUS9lNVtGA2WojgYxCAJPE/fc/9OEIBEk0IkPTtE2Ekh3hVSRa30YoAMdDfiAzhUrxtAEAw1UZJ1SsWX0VGpRTaRUYakp9hdWQynm0ZdcJsZjad+BZCZORIkYE0rfsYnTSmpSGRiUW3oEmGJDiellmF16lOdAhPXl2okpQkZSUe4gJZmHc344EEkLQcphaJTCyRJFA1LlVKE4LXXmmJPlmeiZom6k56h8wtRjpyVeVw8bxHzFBlxonSWQP3TlquuuvHYoU59cKoomQ2iqShCrqh2L0kuYTuVYbDeBNBpoKt2pDkUpgCGKNyJcMNFTIEk2ZmN/OXSmsRo1BOWASJHI7rj9tPMSgzWgl0I/35CnnQb+EP/1TXRRgKDCEksMQDDBSUhHXW8WGRgFd+GqxhFWBIkBAAJRRPFCFiuoAIMY6kSGUEEb2cPgCg8Sog5p9VxxXMDVldwPZxdP50Y99ZycBb/B3lavBji+hmKcfaV5EGuoUSplj+yl6eli6W5k0DfLBuUDFgk8IiMdNvI2bGwlJirlN+1cMUYTbShxAY5LiRDDPSg0sPJBZ8I5KUUDjduXlJPlbe6xT0ml6U5zHkUnbaOZJDRtsFUVKpk46f344I4T2xNVBUE627sElZxufI8mZCqqYEIGU9I15eRm6hJBNBVDYYvZObsyaWX4UenGdpFsUgU+eIm/atmuml19RTVca63/ZY/yvDbv/PMvHX25Q0kD1ZdeW/5l4pjYAyoQUH2mSKKmwzckYGkfuXPFZedodhee4J+a+KYceZZ49oGyGano8iWF2KboeAkxjlMDEGjgJRYIDhI08L0AFgEEL3jBeRz0gnplIQsao85HWAIwF1DDU51LVkh6YwEjrCBjWahBFkDQgX6FKzUlqc99VJCJkInoIdERTgqWNZFvoONlSEiBOxbUoAfhqDj1+Zk/WFItjBxmNnTCG+DUJadmWQ9vkfIbaTb1jZAJBQYGuEckmESMoFRkMCWLWLoecoMTNIEDAfBBGfuBDrfBIwINqIe8sgQuTYkGMBnCXmFE0xSmwK9U/4nK05fQRabWGKtuMGHJmfRXP9bIaX7zSwwgSRcsMKHqk4kBoaUew6lyrXGRizSf+QoTPfL1BGyWvKFnblItjvwOijH5VeRwwihEkml0iREV/CR3PqVQLSVeSSat/KEWI63ledCMplwGBZpRfshpECnTsQ5ylZFhaFiakhr9vFQoauUEeEOxR7bmIIoS+IBZmpJePB1pJ/NFJlPSCiei0jhCu6CpZC0hTwo1QAgx+EE6NFRHydphIAlGsIIOdVBuFsYZh3EnJq0ESWo84kQLAAA358FggghnE4WwYAko64DKqMKSl4HADU7kpTschoEUtERnu2HiQMjzM/HEE3d4cv+kQ3i4rM+B81f7sUsa93KXemwEJXm7Qj2+EY8Y3LFI4GTPul7zJUkYQBBNiAAUxkrWCOigCScQKxTgaLRQMuuGjyPMQnr0xF327nWuS8pVAHk4KAFQUrxj3Pkydc+YOA1yrbucYiknz4b4yTuQPSVgv+fJYBoGfTfEVGbXpBNN+Y5Yo+NSZMP2P+u5VV2lvetnYfMrYC7lINdpxzeMN1u4NHMtt5Kmbnf7D8dMzy/Ym5RngJc4vZVUaGKL36gexSOtliRiU+GRMStzmcxsZiE65Uu15CS0ahZOPk6Upbos0rhC/U9FFrGYwtzA0xdogBgNqYdL17EU8spkL9L6i8P/PAi+7PGSau55zkAsloSQ7qYfhRSdDPGjMj9tkIAv7Y0x21EghaUgZAy6IM8i5bMa8EunTrVdvHzYkiEGb64JOUju/oJF1GzRL7xkSU8O0kV71OGra0hAh9phEb2k7zruUU07wOgiQQjiHkY+soxgdIcYwfF/f5PnH3X0zdTY7Yx7ApOD/TS6YWkTn7ucm5oqyb1hgQZ4aD7cJs3IJ/lx+ZOKaa0wf8K/pITEUI2B7lP4YriIfS+cUPTMKL3rq1tySitI0Ruj3pzo2QUztFtWFbEe8kInaYQNswUL8m7bTN56+nl2AnGckpqpqYA5XKblXaCWVhVxNi2oT9MybcI1/6oUdIAPnuhWOn1iS8t5uWSXG1cjTaLUgizSXQQZ3ik3MiEPR+cFGHDDcwP6HwY+RDQd+Ua6mmJR4mAOJ3d7iXQT5QML+ME8CVp0X0xmQgQR4woRsseEKnTEUX1Dhg/aB9lw6oNKtiOJHvYHj/O6vBSsghADas5dOIIlvhoNzyneEdR09EmlaARnhVASHnmDFHGjA2tQSMAFmuO5fqzDADMyBTxiFKMi3+MOK78Hk9j0VutVy3TSleJh5NkjXxPO13tF3JZy5NcMGT1ZwIuyl+lpLHUv1rOo/Zvr5iqUdi11fCPZn/j0dK5hx1KuIxqz4CiHuT2lE5VM/fNVmuLc4v/wbnCvM20iTWUn8k4NmbD6Clz2YY99GEkg+/i04HcltKiXM3uiTrVQjkWqG4pEeE8rCgjFFiFHRSRzodGIZc7RzuvK2ZBwHvqVKGW9+R1XQ/PpX7nohHmCsMAP2lGBESC4m4htJIlRUIE/AggZ99j3zwDQDsSQBhg9X4uHCPbNAFDGX8bhZMEdII5nBnIym1GeQA6TA9CswyAH7cYnEsKNh/stNXe45xtLIMICJGAGEbTndH/hm9eJi9050RlNUQovRtAhBiHAfObZVBFg1AR38EYBQF6tJBE4wjb2YEd49BFXQAxYpGK85BAhAi1XAhhNRDTmJGhft0vaJGwhODv/3oF/8JIo38VmfBU7UMJowAJKXfIjfAIpWrdFh9I0S6UVrlQ9SqFnxLZ62lUpo9Y9lBMbInEQjdZ1aCQqvzR3iNQunfJbZoIVNPEVyvQWaJE8ODJ4XDgXJbVdgnJZPQcRjScTQ2c96jY5P2E7huIn4oMnmtQpSJUt2+JOCXhZUGdYjTR1YJYpsQF2nRE5YqdZHFF+r/FAAYMEUQAgK5MTQ1QPOYQfFoBRQ2QBFiBEi4cO+0UNh3I6pHeJIPMmElJgWQAEbHN69IFS+PFuPkER6kBAKyQJMWExGIMe/tAbRIQyQIMqJlMeAYeAj8ICSCABElAGEgAFF/AaFsEjNkd0/+NWGjJmZqyBeTjohzghDglQgGvABCMnEBTBLCVwAndQgEQShgIGGCwRFPZwAxrXJOvWF7SRFRfSSHKlRRXIKKq0WnSmeENHf6mmVYClVVUSKmHmZUdVaquVh96Uh3DWXO4COk3hP7EGNVM0Jj12Qxo1ZkWDV5WzhFV3bIYIQnzFVKOBWtYDd4FTXMHyJ5ASW8XjFd9gW2uxe8vDFl14k2ThD2fxEFRxTFi2ZlsWj9NYkKfHg28lSeKTdVbxRAlBYk4lBhrwAaRwDp4ADp5wDqQADlkJDt7wBptREl0Sg5kUS8HlJFA1dslHFlKUEhsiG6oBEjyVMS/AHT4EH6rxev/a4SAgAAI2YAPBUQPa1xH/0EUGsh3dgRHR8xTuUCD3gQR86ZcIcEIv8FKJQjby5gcI0Jf2US972ZcDYyQscTK5kQWO6ZchhQGqkBbU5wcXVHsNMW8HFj3iZgEksADGuAARcIDmQhJKCG7ZYxLBRT6k8hJXIARkNVYRcAIvV4AccAFsoCZP038nAA8vQgdB4JsqFikv5IANgIFxBX7wyFff0mOfEZ6DJl46lToP13h9yEjLtRL/cHwnQRh1x5Y5MpKrwZYK9RlUM1WccUzWgZ4stlnp6DsZYoSUAVW9gSnCYoHsITzyB2OkNKCXojpOVQ+DORsAVhZQVi62M4K9dCr/rQGHwiRdOug7oQIU2kY1sOIVcHEWZ4FbuIKTNPoPSHVtGcoaaqhK0sU//Og9PQIqeoWEHkJOwSN5MuYbHfAB53AOc+CkTmoFc2AOmKEZ0YgXhHVUEiFd2pYhU5dsryVbANQRSYpsTaF8CFBB2sd3OWETbKAOFlCYEnVBGJQcMEA2AYQONZMg4xY7YmNQ2iFBKqRCGvNSu9ch7gCLEYRBGzOa7qYQz2FQ0iGoF7QxCVKZ/cAGOBVAfpIvvggDBHE0XXQFGECMBzADBnAB6AMotxM1cfUmKQarUpR07rAHZ9MEuLpkd2AKEVAAxPAcXCUS9WBHLoJH3sQXwgJVVRVW/w0QLx9aekRzTdLIKPCxKkmVj6r0KH41lqX3XQPZirwmE3pxJswhIsaVEr0lg/+gWViEN1AFVaaGok2IJ/2EKNfmYhARWvEhrUTVptcTSUm1EAwBXYTDn23aLkwVOnJHZfsor9RTJ1kWLH+RcHh3hW5RKwkxozV6kyehOSfRlEQ3S0hjTCDoSK7KZyTrNFZHOMBGPSmhD15gDp5QCh3gCVPKB1ZgDjo7pVLaTj7QHJaiJv/YgmFCso/hGoTBHjRBGfWDCTdgBaJwAzsZbwZBERZQi9QxVcfEHgjWD2JQQiBwH41qAxqQCR4yIgOAAFkwHBw3V/H0tQlTLxuTQioANP/qgAlCQKXx8A8vI0EppEKNWi/5Ua3tUA9fe1AWhB5FcK3o0H07Qwha5am5ATTM9Vr2AAMkQIwO0ABEYSZcFYUMt4IA9I2bAhme4yN7AArj2GQvcgIc0AAXYEOm+1ovIQZvII4bVw+FeCyGAlcGYUdMkl87Vxos+01oeE7Ie2ZkKV7b9X6fYpCfQo8gODOplBJ4eh0jUweXYA70IA87IZR5w0QRExv1IA5AcA46Owbee0zXo4Fk6ZZ79hgNpCi29CTwqhAwi2siUEnIZT52J6HwREv82SGmMlXXAnUSgxgiGGWP9h0lWnXaZHgzVk5PlUy1hYUwmhbPtLFdKA4xyw///EAJlUAJ/EClZCCL3qSDg3Mut0N04mYsOFcoJiIbnvRcUCMQhBCzpCACuntGIWSj9iAPcGAFcNANQaYuC0yu8fQt63AJIcwPlfDEI8y98vAN6XADTXoDhDAQhHADUyq1YFl+QSEGyUa9NbFUTnRyc1AJfEDClMAHJWwOcLAOH4Ej6gBveXoSOTJ380HGPhIyE4MFXkAJ5zAEODNiONMO4kE18EFHdMQozzFVmGYd7QAW98WWussGV3AF30MYnSAvN/IRqKZQstVFlekSsVGfcdhLkhaNaQJD/iUUIeMRjtwcZugOPgkT8OGf8fIc5odU+LofeIMzR/KcOwaPcsZP/985gSiGOT4nOPjJj4rXV8DjE/LgBeCgs+ZACdw7BEs0EOtAD1RsgZCjg10MDucAxlrxDUJsDnFMD9I2VM6MV0/IjPYcSZoADlbwAZqgVVoGs08aDzsRKEH4hYHIlFIXxKgwwiDMzeZQCeAABOKgx5qVsNsqg29XHKsXdxBbWaHHrgo1W7GiaW+hhZysFhzcwTGrsyUcx5VgDnwABPoQoEwRTHEWNkTZKanGQzHFwlgHFb1mPeqQv3PAQIpjKCgxBOh7DvEgtKUTdHv8aO+Yzy+tzSMcxVTcD+JABu4cB6MwEP5wvnwAxq7zwqolHzaIDn3wAQwtwlDszpTQvXYiNv9E6jdMyZvf5hfuALN6G6HTk52dmBB+5lh9w3srY18Fe0O8tnoYqaOS9i0FOj/eKJ4P2VaXh4+pTBvR6LGFh2rJ1ckLQWKmszQawmIujBANdzejB4Yi+2XlDL1LNxhbgQ4efA5RDMIlzAfmAA7rgGDt4AblQMUicsxV8g2SwNXmcMIauNUlDAdDcANAIA8gayUBrDpk9z/YLRthvc1WINPm5RD6IARPekDwqFCVlHq7A1zti1/tIA5w4M46+9IlLMLpbCs8+SFJCLreMTpNCEwR/KUcmSM0kUx69xYwaiQDEXgpPXjHDdNw4AUQTgbivLNSi6g/p3TRTLLPm6J3cqP/h/KR00Y7MNukIpA3CMsQ7QwHo9BrA10sZaiQ9hAO4EAJ5ADhNg4EXgAEQ6AP7hDWT6rFKeEPXjwHFf6BsvlYLtFW36EJBhDXN27jQkBQG5RFqChnvqmj/I2/McvUPLS7YnOBcpU0uCO0mMcUdmYnobZuEmdxP5KvehwVnPE3zytFFrl60DoQyjspGWmP0FmPBP1abju+iMZ2n+1iSBmk09pZjkK8vha/08ytons/KSIJoLDN/OAJoOAFEp7NvG0PvbUOcEAJ5QBTJKZNeCrkWXwWNtEH5GAO6usQ66oPb/Dg+oCHl0Oi9OqGj6UR4ezO/AAHVfwmrKEPQGAOVjAE//K8DmQwx+iqPzq1Ms2imJy11VQaBzZOBq1O30NwBQ8aavyDZsmlLkkRJQ2BOLJ27sMUSddiwbOCwbUyEAs+eB6st1RzTKMQ6vxAD/Q1SEI4ayXL4tCajnJOvCtrlyBUkgaRwzJrbQ/bGRohYTYMJr85J7i+XPZA1XAgDsxBNWsErzzR40871gIHWp74sO9TukCx1pWQ8Yxc7+qAIzyElJ9bai0YQp0lS/nrCfEAbPon2FoKOJmSIZSl01NYpIWtJd50Ru6rhEllPx3eknWiKsoWH4OldeWdie/YPaCiSXruFDtHkCd6n3xkEv1q6OUpsqBhNI3EngWZpR9SD2F9Dv/8AA7e3EVIEQ9eQF9dVAehXg7r0KWuihqWx9P+8AZTCgSZsK4LoQE56wX6sBq4bnnxm90k4cVVXcj+kxE5L9BIIQ5xsM+aEKAS+Wf/k+er4d5z39vMARJ8z81k0A24zHP8JNtLI6LuElTYBM3iDjvWmxLGU+BucVtg7enx/mnzfg4H5FREEc6VQOQ0qWdkeGctbOhMV6RsB15sWGwohiroALNWcA4lXjTxoRhnuRV8KGlgtlgkwermgArd0DlTJT2j8VTtIORPCgT9QimZ04T/o+SlARDryJkbI0ldvW/11LX79s2eQ3voIraz5w4dxX72MvazaNGexojuMrZbGPH/IyEv5s7Fs0jyYzt07h7ag1kTXb2bF3XCrJgTp0mXFz+WDFlTpkR7CxfeNJn040iN7my28ygxplN1MZlKPAqS506QFuvZw1lzpkyISHWOjWpV5siLVT2CjGl0qlefV9V9xOr0Z8+QJiXuRdpULVyKZjHS3CkUMViOHOXBMedpCFmOHws7dOeGnjl68h5SdHr1G0mEM/X6u3Hu3A1MEDWKmGMOCCG2ajVPVEo1skyRwDlK1Oelkid658yR0ecXJMo554bURdeNjDkDfTg6xBnc5cKug/3mlESmEjhNfCm6izdw5U7wGSeC7Bd3426rZg0vJtm/d3yp/qMqIpzq6YcN/2LY6OSbfxp0sMErfIhwn4/8efBCDDPUcEMOO9RQHC/4OUeEKwprhxAgVAJCH7MSKoyv3WRSJyHCNEsto9NEeqjAjxriLal2GmzKt6YqQrEyDeiiiCu1EPopLh8fggjHfxJjikeH9rJHE3DMgUOc4YDSS6GXJGKNjzlu8Acih9BJyEXUMnrLKzHt6aNLVOSR70Ub9QLpIC2BfKjKmBh0iMF/xCIupZXkjCqhfr5xpyG0xioMUIZESg3GQb9jKFGOeGqzngbZ2q23qEKyqiKnMhprLMRoMqks8JwKrqejljSpI6QykuhQp0zaC8ewrpKoP5r2kmpXt3ANtjC4yhKKp/+ZXAVpLIcoAhZLVpXVilcZne2oL3BVW6dLeuroylV0erWnjktAk4fBIkEi0KenRMLkBnPMUfOhg9zR4Bw+gEhBygLxnWs3zb6iNqF16KFkDCDiJacPupwqDk0RJk1KHMo+0OQ0q/7i8yY4M3YIZHPACUczj8S57rWHZGpKKVsB08u3AHH97VvdGDZM6F93dLMTBRXU0B5/JETKQg+jlnrqqEFUSQMfDnUIEyCUY66nv56MqB9LJ2qTrK0++ifLKtWJLCLCyoaJwZsa/GYvhqq1pziVRPhIRiJdUo2vY2farSGSshRsv4/OJcggmKS6as+8b1KHtTmsAMIfhP7pUTP/NuWLNNy9utMoHHAqKWjWnHxkk6eWDL2XLy37OUjI0ZTieyWHMloqqb8iKz2nfF8c7G11HHTJP/nY1EwnyU/lTVv6/rZKPG+HH/q+idZyijvHZtJ+PvDXQ6qlqMLUiqfe7Kue2IR5HQpX4rVSVbC5Vs2vMcUgY+yu+9iEQPYQiJfkEbmgEEkm8vgMPdbBsLqJZFjBKdpDWCOK16yJJ/0YAinM4QV90OtsDUMH3wpSNGVlZinuONMcgCAJL6DpDSWqiK/0kaJzYO0lKSADH0gRjyJJpDsM6kc4DDAHrIlHLAQSByrOk575lJBRm5ve794XFbMEDS4N84p3BPRF/1DL/3L1UNA3kLY0fzDNHhLyAdXc+EY3yswcVpgO7fqRDiDUZkU6+Yg8yKCcftEDiEgZQm3GkAKT0cRxcDiglvwIDjRZAQ7xSOO4mDYEOJxjDpWoxDnIIJrSFAeDSUKHr4QlJQbyg5ENqUcqQ4MFIHSJH156YLa8cyukcIkSqJBEqLjiu3Zgjg//YlprXAgjiIyCDJ7o1zkm6Y/kSWSL0NtSl+IwipasSiQ8VI4XCKGjh9yJH6Gxx2TMUQ55+GMI8eLDeVZUJJRQYiWE6QqIzlEJc8ySHkPAxKqCeQNRWOEG8uiaSv7lkBumjhLmIIXBeIIQBoJmHevI5BzgMIqQ+JIiWv86n2lAwh28WGmA4ANOTsJ1rFXlrHufy9/82LXR/URPR2qZi7dspr//zeQuQmQMrGbiU/C9yk/jKtdejGqrb3WLVWxChzzKoZIh+GMumRkMTNzw1IsmtF+gAeKgWHgDK2TwH/E4xyz5UQl+pHUO9OhSJRZqVi+JA1iK04cQ5oAKcXCRcq2SBGXAEQ90xKNLZBAHtcYiyhG5AyXt7Bc+FwqOIbzpK</text:p>
      <text:p text:style-name="Standard">Xzpwwfo+BJ7FU0coKDExZg0FjlmEII1LOm4mBSc39hKhTobGtEIB7OZuMiMbPgGgtCoRjPBUbe71RAPVQLEEYKMD9KZH2uUA1eVeCGv6IhYZYAIk+6gSDlAyAT/TQjRGnMsNJ8LVe5aIkoJx1JiluB4YKhQYoU5+A0tZPGKQ5yqynWQqqlwGCcQ4sCHrYqXZkOTZldQ9zg31bBI/uhamtJYTDSpyZSsYSZa0zpLELqoIy6RXDv6MJAxqGJ+sEoIAQ1Aib9+DkRougxzJUaPG1xnluINZHzXtrcY/rA/F+GbWfkB3oWuDiKsSS4ccKy5A4fjM/ncrkRJ5bmI0oMM4JhlJcg5U8BhcSlfAQyzSMdeLWbWLKbDFn2Yst6JoBbKbhEKsHYlp98kpiTRYgpJn3XlJ3XlpoHhr1keA8CcQmUqfESYPXxLCQPA4E9hls+7fFwOIFBmoW7tpJr+/2EgYd7gIYV0a78WfY5LlPWt+OxXQdJSpnSk5IRj8RapZaWOdRyRsOX8zA8lZ5ES2nUOl7mhpR1sjuN0zH4m+QaXEouOFEoOJ5JARcug6Ct3mJMUWOsw+EhoJSLtiXACRIwXwwhGVO2pQA1Z0BkzpMY0spG34x43LM0xh3i86dGB7RIj+ULgTXpyCPH4Y79A6I7dqal29uirOUQGEzwSmQzxoDcg7/0N5nYJHF4Ywjpu8BlVYhOhKfJEEnV11IgwkBKhQUoqwQEOUaDY4V2SqJR+WrKPcKkScchrQ8h2kDaxBr1URMe+lKMmTRH4nnMgww3i4QWDi6NwKFXVnczB8v83UUtHV7hBbVa9NsF+EAvuaOVnDGDZha9DBF5gprxMgpLfaskdWEiJOURRjhusA5NWoAQl0ImOf1wOu55wpjz0oQESVTOQab/BEb2e8c+c4+M30IfDNcyVLIYHbGijXu+qBxMh5oVXpq4K5K1sElOeTTdjoV7kLjXjeokHe611F3TB8hVppZ4pxAJWaZEKnL7YNPZI/QtQmitPLxyMbKciCQw+Aw7LolgTsVzoSkJiXAPvbRTr8AJ6yTBReYhjFG4QgiiWE4912B1IONuLKK8pJocBe295TP6RXPjNa9VaOjjRhzziQV9wDHQdkkgHX1JLQHDkUHSnXBko+BHiojj/Ey/BqBfLD/AAGrkAEjHLmaMKmsJ4wNeanyVynaTxNgxhIxpCB6ghNw50IxgSEcAClnigh07aHNtpBw2wgnF6IJOIqPdoB8HigziYOjkJLAzTB4kgq5ITouYiB8CiCTfwgnUIsG/oB0kYA3nqKiliqI75HllBoCQDpaYasgzyiFGgDNH6tJlqHHCYmLyyHrqoh0jjHA0EKxdaE4uIOgeym3KCPyDaC8UpC404Fz44IWERG3uQI8jinCvkA3rogxlBB3gpvtzjCJmIGBGhInxjlHhAiH4gME/orHigoY+4KkooGEyoEnjDJ8Kqj6GYDBFRE87wrXO4jT4asr+yH4qI/7OY2IgAEaP72ZXXQ5uhWQyUgi7nkEN2WaK66I2q4Kg5kRaY4Zm3ealk6Q8v6ovAOKqyqanFaakrCiD/4Q/+qZ57+QmIiAdPSKtKIAXC+5XoMTR+4APN0Yfk+QenGq536geuOQcg0xE8cg1i4osh6KZv2rXJgonisAJU6IajCrYyiShyiK+YiEFG0o2NQTfLyUMkdKCcCDBosYhPIIdGGZdsmYkmOo91SAt16hLp8AfS+DJ/Cp8Z0xW1WAyo2JY2iy2WBBbuKZmb6IQEWRANiZCmiZAI6UCdnBo58hIv+Mklwy8X0odEYciWeUOqkIg30CQhSIdvuMJKGMihCKY8+v+hjwARK/CEeAA9e6hH22gOaVo3tjAu20C/I6k4HxCKwWhFwNs4eeCKiOIHMpi6ZOnKsiIDSciLyGEMe2gPS2ssHFuJRCFLNaGIC9Kcp/CtEDuNCvFKb+Ki0+pLkmuytwJB1LowA2KwoUyIzqCHWbqopHAdwVKlebEHsHuPijAn3ikV+dCEDyOviiBLcviEgzAJHzAmIWiO+ViHSyDNpIgoPgAhsnGTs7lIJmmKhAEqxvMfniKpqzCdGqEyoJmslZo2psDFGlSt6NGfkpofCMwPvPApAcqJzruSMkObKxuXf3y9pJI9RXktbCwnUJgDHIOsfuI1e7gqe8srUymkAbT/CORTxDLMHCDAhKywB6jrphCSFZP6nlr7JDrRtqvwT+XqnSN0rqlUB8TKu4xQBb/qA9lwB7HMD9RJxcVQlWEbg8ogAy8AAvsiBfDyhH+ZEcyjiZ5RT77oiFDhvr74zsVxLQlsSQOpraRBFAxJowixig3cSSbtrevol1kiMolKI4boB6MjrHUjDc9YjrzKhBRJPokwJ4esB8dZNTDkzeXAJtN7CNv5CApNh0jZnSYcnpBcIBIkJ42IKHDQgNZpiD74MDioJYjAm0A5lybLpweDKkgrKH37pzk4Q4T4hMFquRcjoM9YNc4gT51wHPC6sbTql7/qHRYqqDfog0stLDdp/4d1eKph4pSbGIX7gk0Y+63eScHlaA7GNIkbelRJK0O2IyxLQQhxiNV1oNHQJDt/S48pTMKr2DCkiI9jrIoYwQ/YY0acqh5pkhXTAZbFyNSxWC/FOSXxgAppAxCUrJZXBJBZjMzxAcbFqRH/ubM8CymS5LPkVAuSUach0ycW1Ax4ca4rqA+IQER3+4Z9waDC/Igb0iQ1SY2boDQQigjZAQsYEwVQUIWknDyr+AZ9mJmoIhXFAgJmEk7N2Eck8oGDKKFYVVZhLAqLuBPewYrFWIhhRSvH4qR+gYM6gJEdLY3usTMdkTagoJO5QptXaUmWvI/NK5RuU5pvu0kMbFKpzf+Q8mA7XLvE8frY5BHDehQFYlqfKFwIg1RTdZjIr2SapTSw3+GIOvBMByIVbMGEcLiBOPA7CCMEhY0htEwpOASJKOy4BtpZ9Ui2eAmNvCkJmKymzmpRIGjRn3whM2k6zQlYpumaYVoT4yrFBZ0fjcNTtVSqAlKyxhWCxgWCG8AotjSnD1BRevgElBGJLYUDN/jZpCAw9FITKRqueNgLQqg+mlGfj2C66WoOzPkgsOSLVKMEltsNqgg1cuyqJMMYU3qYdyWhLlM9n5LGkToLj5IfPlOVm1oSPiqc8tEpBCRPwygXB2yKO9NUATLf1INf+qlWZ5G9o3I9a/1Rw5mLb9D/137hg0tIDwaphy0th3UYnRZsoLf8p5mTqos4kwxCCphwTLxFJt70VBaDUvHCJ+PjKUt1MimkCDVUl5lQv+kgDXFQUVkVD75Bq626WkbLJ0bqjRTWLhwzBz8UDR2pkf85wNJqFnO9XwjkL9ILUpVMjdpCmgSpSQxMyzaaWihuEKtBzfJopsvgiU3cKsqEK3JChyMEMYLEhBhKxcrdJByrtBXTJ9GQiOY6q+x6q+DEwZBlqCFAxi3qiSjUjCSbXfWJqEA9CF/pMr74r1UznrE0poYdUNHSOUTdLnyK0nN6S1OTFoowuoK4guCFEaJQh9tUQRwGAqe8l39Nl/mlyuig/6LdiQeO4JtQdR6R+Iaoe0yZEwUqupfKqgTGutpPLb46SrIH6kUBkzKMOClq1Q1w8SgInCabMDWX/CjnKJ2kCBp3tTPrecXwYZfrbVAhhi1lMZxd42Fj6Z89G+dpiUa+xJeEuZek/AgxfIMuLLmPqINDc4PhdAkGcrLZlTtRANNRjY7CpCeyOgcQ6luHGE1cyycH2+Jly5qJIEsQqpu4q+LXoNzcNT7CkIRY7YOtoAhCuI5LhGH8WrFOy8vuGFY+QA+moSjlgM2L7I5mvUXHqLDFyVbWM9q8SM6Ts8XX+hWykUkF6QQ0YiN0yMkohmKr+auF4NiCcqBJ4diy+1S4Yv80tzyNTGi6r3xKyoADDZtV7YKrQzWgmnuDrlMJemA4oDPeiEjlGPGojOjct0zNwM2XjLBEcpKUmfYISeXSHmkIzWshE/yqBq6HGnthtzIrfJLd/VlGD7OELylCl0M4xgAnELE+d/uVekg2Bc6pm0ARAu2nVMYJkPm/cFi3hkkexykIdThYAxshTSAFNEaudgJBnLjngwye+6EpOsFp+Dk9e2FJl5YJyhta3J6qOrEP1MKi0cumrwiX7pzpMqFmHnmMATLG6GbPciEqP8mKohqPnWYd5lWKRIkYfPImSdnSdJmUbOrcnWXgUgRJjTCudwxJ2vjKlOpfcZAHN6gDN9D/BDKwqHjA7zqQB3kgBJhSBzmCZC3mNL2WCvNrQo4YBRX+ZfTcm+yTh+x7gw8oRXkYBQuPvoCdlHao4VbOw7JbHftBDJxRX595RdjTjSEOorUG15NDYjYoUjTSQKu4gqI2akbRtassO+EcVXcEAgEvcjfgcA7HghIZiwICTQ0gBZohCa755CIX8Oxzg+wTB85Zhw/oRlGECBHYxscUbC8QBVK4DMczJa245y5uhySDAWNRJMooB3pGuOu1F0KWBNmg0g7DHMSsEICa3H7w0ugQgvx2gyqfvjrQcpgKWsbQxuUQjQipiHU7ip/wy1AkQwOZQnkptaTgGn+WqtPUBJHg/xtPcPBb+YhYxkGZa292zkGQI4NPKHLoK3Itd6/PYCTRmTDz9CmjSimuoNbZ+zQJzphl1orqJhZF4UUI6ops2Qn1pMZjz2YcBef6xbIqg1dBiRV55fYnPD2UO2L8NJm8uU1mcrd++FfZHQ1WeXOOwBxX3wt4MzD2sYeBiWObVg2GIHM+IKzTeJMpoYmoW7GQ1mIcDmBd9YLo4FO+wOiTTo9E+t5UQze7bpJf6TfP+okmMjvqqon1rNGpcPTtWcl7xemgaowIRApJiZQFSZrbOrCm2fGpBRERSZLtg5eTvox+EF4Du9aKwBs36djfEnoHmgl/eINQ90RNTY1WB+VeEf8YBZWI0+yqbgYpishjwOMHdLqWmJDnjVMXPAx2dDDbE0oLaQ3QNSkmXgVJ5PsXPNTkxXC9085LYG+RfzDpjzOHgRRLVnM7FqScjQmxJXyPejiS/RKMhPCBIcCgji/eRCaQ/0Jt+ViKZmtLcopOFz+lLctpfJHXokmYo1IcjjJJZ4kiBmVxjXLXrjALm0oqYP+f8OmyND9nOXQ8HlFsHD3m7e7mycOP0WILhJuUslEIgaTnzigHv2eIYeH0837EAvsXwwSrKiycIfjVzQ32wJAiZ1ouTdaMgOMDOPhJ8X9cL/gActwci9iYEekRdEjho1T5VNGSvaisH+KzzTBKWTX/CbLCh0ATFNgHiHr23KEj6G4gOnsF7alr566fu3bq7CmkmLAixoQXNSI8WA/dN3sfR6Jr983dNzadvq385/KlS3v+ZFKUCfMmzpw6d/LsqVMcGXPnhvTDiAnIOXNwRtnrFy+pF3EW2ykkaE/iQHs+bpw7ByQePXNe9IUsGA+cOTL6EGK09y0hIS9C44XE6k+IKLH6Curz0jWeQqpFK6KbKC8sPXkXD5tLzJHhOjiV4Lhx61Ai5ovh0MIRF7Fgu4QfZd7gM+eGv4/+blgRhfrhUz5j/4UsqtFq1cAld/dBG4ep2+AGF/oDYsXTDa5ipaoLyRhcvITfaCt0ExbcOop9//mciydw9RyxhCg+RNhX6JB66laf44O66UF03cbM+aAp5LeJCBuCPlzJsUgMiYSOQCF9RNVCE3GUkIIVGSQgQQI9dlVJU1Eo0EQCHdhUcBkWtBthDu4mUFEQQfQhhaEJxmGBHXa00GMJDXdQSFVdhFtJ/Km424oqpvhjiRwORiCBweE3oELf1NPPP6HF15QbBsxhAAxNrVNOY/I0VKM7/sGRnTvsWQHETBMVN4dXqREWT3hjSSckhVfFJQooqiA0WlEnyQOHOZ7EY5tGCfnzBilzwCFPSPoAYc4cGlxkz57mkLNOPWUdVFRm7WhCTnc1GkjkR5KgYg44mlgkEBZezP8xBxnMCVcRphWW+BmCIZJ0a5EGDjgSh6FlZBFFE+HXCRspdaITTTPNZI9PzTr7rLPiyDVURA+p8484fJoDRDqQ8klOHzLmSp1u7ozCJxxknAPdRf3Ucy6ppha15HQGfqMoehj1IwmflXgxnj1xzfXiQ+WFdhgliVH0DcIKH9mOdY3VgVKMbH2C1hiSgFTRaG5hwtWYaoJnDmpFRYqdWx9FpCSTBxL54ESagMNHxgtRhCmH9sTjiVKjSDIGJUOJ1I86dVxijmz6lOfOP6tZsVxT53Wnn3WVQOdgnuvMfChF4I15RVkOEbJoyA+5TBWwjCmckG0hikvihbleFeDZsnL/nGuCLjbo620wxlmSQZhFxF9WDGZElcp5H2TVo0FSFVqLnz4OYpF5chiSfgs9OKPiH8IsoLC/tpWQS+3IowEW7vDX4g2r/uaWG+VQ8qWJDJlOT8JuhAbeHGSS+PE5p/kjWkPxkLJcxzNi1dc5cEjiq3AmymzFoc1VquQ3zuHenXZecCfCQBCJMyq7tosrYm+kAJY5RiFlS2o4NRWkzjofcDcEs2UJ57nnIhacGbAC+KsYHSR0vJKcW/CjEmKoRCc+uMIDL+IPaFGwghSUhBf4wT3pUGU1aLFPP1bDhyzVxi0+0AAZ5HGigfRFFOAAR/NGgZuAIYUfl4ifjNrhjyF4/0Ex6QCCacYSHGnxgRL+0sdEmHcODfggVhYpIKTo8R/FUMQ/AAJWHeAwO0q5C1Q5s4fMKIEKqZBkYQrhHRAq4jRR+C5gXOHHB+ogP3tcQQRAqIzfeqSOi5njdTkCHULepz6KaC1L/xCIdfghlBsALCE3IAUlyucOgXWnRGNDGj360D7GeGIIPlDIx0yDGiddpA/k6NN7cqMKIfRBHR9pmGJU5hCIzLI8FZmIfjJCEI58LkIbqYkTf5Q4XgVJZcFJCPQe4zK48WpvveKR3CYCxQY96iK4zIr+nmQVwdAKmj3ypt1wNhgj7YqcR9oUON7QLY6ABWltvFKWUFIedFhxYv86LM053lOQ4pwjZHhyRxiXEiwftU0dzOuMGQlTj+30biYP/CQEKQIUc5hDCJm4l6qWiBEsLAoc+KvJMoW0mU7Bh5YTEd8Y4lURyDmNH/Tohqdu9qMdzTJnNwoOrnIqtx0FcEFWWRJKiCVUZClLKxC0IFKTqpMUBOUcItAmX7xnhVbZQxVxGOE56HGD05EBHFYohzwCo46iFFIoQMDEL90xUX5QbwjyiIcXeEaPdYQmHkfjAxyGsA4goCV4SSsJJZ9aFcxcznTokgdK+hE7pYT1SO6oGmVqAqyTNmQzfACFVB6lP5kAUXghOdOYBFRVyVRCKUNwgyb8MruwqohzhLT/nwG8AAQv0FYIswVCHa6wGoqOpSGZIFtUGnIYfoSnMTdYxw3gcA7iAmEtifIe98gjDzLMgR941esQ4MAzK0QlK/wkmT/qEpwzVcJqQggHcsPiJ/jIA0uJGc2C2oJAyHlxXkT6Jtpw+rKFYE5AbJvj4tpFHqwUzKS3FBGw7CtN/j0pnJcL0JFKyNMB0Zcq1xRXgHvZuWkKqGPAqtgT+WgOURgAB0KIw/Eo6kd7GI0SYK1mFG1YGdJQ9D27uwGj3hOfesROkfQYwhBu4JkECWY7vyHcp76xjusAJkS2UdJTEiaPesSFD6QQLESu8AZPVMIrGhDCOgikoAK2Q2tCq5G+/wgiiatC50gWiVTv9vJECPWPcWQuT9smBOMAXvOA+kVcYT6SPaGyQScQdOgV0OEDpTKa0eeZwxA8gsyELHmRzOqGZChqjkrwoRKKpKrtCLKnEZIiXBLq2HTnQAl+GNGISOvuJJFCUX4oMi1+mcO/UCI1DfSDSDaKj7no4VIVUmQUuEuM/vpxu8asox+Yq+lAQiKztGisRaIRFMjI1DWuCC8wkCKDKCphxNLWulULJmh5NHE8SrCC1e6mtfAu9p91HKnFnSw2YrraanMocg5CQGKeHo2/sSpEWsWttae3pbRekyZ4+rSKki5JCXNMfNMUpdJb3nXsWJYTVxi5MIB/uf/g4dToMUGaNFVC4su6JY5v0IMVhWPu2IvQFE6Jg+KTQoSRGR1TtObjZqx8RFAgzbRCb8q43D6lntAApboULy0fWM0HMjClYHvix5fcAjh6HluOnO3Ke8zEFTailTA+GEJSZo1QH0nTHvoYxVpy85ghhGcMYb32gxRy9Tm84Qr6EMKqmMhBfq2aH12mS3DYjolRyENNR5+KOFL6gaeWpWNot1p2ghOkoI/IpoDklU5x5aNfplUjKTdJsbI3nZwkSyEPbDTsLTjRJfqAbbjBV5bOOIRLFBFp4CBDdsLWEM6Gh6otMyM6MDEEeqSdD54AhRtm8g2TXCEe5Ug7OJr7lDH/6eMf9sgE4K3wUcDV3B6xc/GMoziZzIPOaMMOX/tyto6jgVojHfsG8JAjffbkcybqOaQ/gIVpUAIf/F4fLIttQFGw2ENZaZoDLlJkcMcNKASvoJ1STMxwJcZ0JUVpZZ1oTIcSicAVDBRFaIK6aNo59NCpqAZX9N+FtMU6nCBFZdUNpEORmJ8UcU18wViLxIro4VSK2A0Fys2DGFPm1MqvrdSHYAg55VyDNIi39RfOscWKBEmElZOEUY5A0Bd5+M01cQ4YAtKCSYhkTUiIZM9B2IO0oAWtkQoZ5BawfEMiOQaeqB89wAC21dhMdBCOgdfC0EaYDAFaCMVY9BflBEvQ/xWMGgbFtnSLEvpKxC3KcvRF0AiWr40CdZWWfcgPjdQG03hfkViTQ6CDJAQFlVjTwvSDtExczSwgz7WdjNTOhMWXAKFihJATMQ1IhAyLSjQQ6xVVoi1a7A3js0zFH10FkrkFuQwhRQjEENKIzThbTVCTZTyeGT3QYEhjQ2zjN0AEW0SbQUBENrEF27jMLSVOr0QbMClJQQyJL3EMdTjjMdWIScTjRdQLgWyWMyII9AyfD1ZIAtUEoj1QTSjJDHmKPHYJHPADWKEZR7hSNXFJ9sBHPlbjSRANRdKGhIQGuUjHaJQQ6RySr5XjL7WIx6FiLm0E4yThGOqc3fwX5HRY5f+wyEK0DRKig0lxU2t5497gZBCS0hTCGOl1RIcdWI7QFK3AydBVIdE9nq7kVK80yFtgBZcgiDMqW/sYU+PwCoqgiG4syTZexUUqI3Vs3WdUyjR+o7PRhv4gXYB5GDqwpf4k2ii6RcHgZD9II4dYE1Blz2iY43QwxJP4o10CSzjO1DNxIYZhU8eBimOuiEs+kektzDayAQMRiwNBEAQp2hUQo2c2S9swo99I1uEQRnzUyo48yWB8ilrC3EP2lM9xBHxdRTvUw4EsiTfix1uwj7dVyDUNn6+t1C0OSc8RRsmdGi2WXILBHzow2GCMnCgOZXOyTXKaZkVkTz9ERmPgkZP/yFTPWQUUig77YEUZjmIaNgSOmNEtjqZRkiGIkZOPKB1NbkjQccyu8I9ADIduWCduFIWkrdyH+Vdr2leGeU7NWc6RRA6F8ch1Ukga5s1ifmHeQOdwkGGA0mLe+Ep36ssAyeQ2RZNCsciDZc6l/EpKbqTcScTmBUcAbZZMjVM7puGp/NHWyZSM8heLIlOA5p2QnKZXTmaFfM5vihZhregOjk4X0oh+9aAu3tdJsIRKsERm+sA+0JFWfCaW7sRAEBZoHGVYmshdDk5rFcm54Z3RmRGB6WI5wYfgxIqYCmdR4NIVdEAczIEnkAIplEAdONtdytK5/YhXqlx8EURdHlPH/4TinJWR7SzqRPhKo1YI2hAmpvAHmW3jZQROKCaPbWAFgbhDFrmY153UYQ7hirxM7dhSXegHmK4QT1UIa/YmktyKgx5lteRkNUHRoIocwYwkh9aKDxZlXYzIh7icaebkVRiMhL4ooBIMkkYmhAhIydGKjpRU0R1oYv6Ngsrqwxjd4MiUJ9oOenojsSpnr3yG3FEhi/qn5h2EYpIZRSapaJnqgIXlGALkUY4mq5YpnpUhE4arwfwR4+Snq6rpNa1ofZISnVUoFt5n3YjObazUx9ELoa0eTvjDQxmVMGapxr7EW9ySr8zQm7QF35AjnLzj</text:p>
      <text:p text:style-name="Standard">sYIGNU1YaPIqKvYjkoBGO//4QAdcAilYwRzYrM2eQwnsgzrgBvTEacJO6lT8D+EM33Em1LXBzY0koG1ISInS2Umx5HIi6Zl+aM+RoaDhoFJUBmq+jWRGhIUgBMLWZINRBIEVSXoeiYfIlMihzZEazpH8KgLpirUOYYtUaP9Mmmnm0RIWJXHaiI1MTsolbKhxnoIm6E4x6JucD1EajoRmGCApbIfqnCvyqqB2YX4JWIaIlqVemJJaDtC+CaHKCIcoyGXsxjZN6z+a7eg+IoiE45MciCIiY8mapWPCya0Oa4WQIdA+Ys5sTv/gktBBquc5LLzK57YyYdwq0EpgJutppkZM0MZOL5pWxaQSFgXqTU3/GdjTIt9eIqNDgA5WWKoovukSgghhzik43CwpjEEcxIEnoMmVEQK9ukjNGY5iZoQzboR7khMv3RdoOIi38WSPyOQ3CaxODSdFpuEKAWellJlkzFWodWmtiFffRm1NBsiQ1BKn/iw5tUXbSGHt2C3DJh6fCejHEUbw3olLQmYQGpOuFFMG663wFhibOq6A0pRP2YyewSYOr21NZQr5OZgOP84zmRHoASFJqCzY/lcJhY4huhyIQOwUf2N5HGp3JmCQPmyNRq7f6E8NKw6cBEZ6ipX/nOnI5kbgWGqcDIfovuDIaZ5SHvGuwgxmWCrRzmKAxmsybakrZU+xWKZOWCwE/1XpUU3vxkbrDbJP6HDE347n+bblnfwSzujoAiqn/VVt6daEGMBAHBiACBDCblgADngCiYUBMMlPd9YwgvxUkXCl/2YvuS7xnMXorKBIAgpIaEJn8YJwEsrKaS6g/KjN3e0lFCnyyJ6IudoZr8LKf/6S0uEorE7yHutS4gIak/IKftknSeCtAnqe5gjYM5dqCovGtd5cqBEWfWmIY2YrpE7xE56x1MYxLuXNbL7ta/rSYIZvy3LE4Crpg3zKLW7j9crmy2yyo6qIjqQuU7aW9f4NfrVdWHopp1JrpLpIi+iwNcMNoJXLf52cGjMYylprkEwuLy3s3Mok3DSHWzSvL//ihEygw7K8HiJrLEX6KpvaFDvnMZtGrXyFbeeKLy7hjCwjiQEvhJOgYQqkAEaahDp4sic4wBvUnpKqXDoGyoZIp1HLDf8WJ7TSsWgJbTdV9U9+dQIDiX7m5oOdRKUhGwuX9H3dYsn5yoYEa/gQ7XLCMiWfylEX5JLWV4gsmM5BYWHs6j3LFE7TF4BaoS6b3uYYa12usI4SZ9+4DdWecNsFKzO98xam44oOXQK2aYFVizqfqX01aLAC9EYQ69+urDCDRnr65x+RIW6k7oFxmJvCthjC3AbnHPnlUuhs8N4+tg3Lc5NaGFHGsGfPzf9OYQ3TkpiGq2UbJpDWcl/2IgP/ERVNFHJNayyaeciDtmQPGw4qRnP2+jTEjpNsv+Nj2HUGR+3qoET2JMSceoInvMEFEBxhACV0Y00ez5MiPope3yf0BHSPhnXgPgpL1sovAcvZpqFD/6/mDZcO1oqBw2aokaOdfVGaeWNXm2Tf0vB9ztFQ3iLLwec1C6EXCepA57Cu+uxCkGGrSmZMOs5+/XdMgrg7M2mrQlWweKEXQ24c97EPL2CfUSFwztkGh2WL63OMJy7vAiGhflgQ64jp/uvoPQhOJ6J5TnBJlS0AeW3oDO/LvQnLaS7RDbdziqmDVfKFtuhfh5Rcr7WgEdqx5IRmflLtdWZ3Y6knto0snmk0/2e0HMMm71Zql080OfuZjcDNlA+fOzyEokUbG1xBKUt17RUuA1N5cFbMlM/ngrBzCjcsLHLTolb1fek0w96uNwm2raYclzCjdCeTti4nLQ0xooclX+tPc4ZIBQvIyD6eScrxSYen4VinhPbvAPsuDC/o4D4qykJILeUy6T6I3nYoiGW7/xx1Xc8N6Jb1ZwNzjN7xtO9rqyKsh6x0ji6ryv7N3i4wp885KqYobiQ7nNSvtbuuGXvry7J51yasgaLnhyngQa8yC4vX8PaUcws1ueN1g8/7IY4mgUCEZa5EoeXEQ0FvxvY5MTJux0Dn/u4xipA1a97gFH+0ffbZw2e12P/Ga8dsKn13wBx4Qwk0UU+pjIHph+BwsO2uJFfbp3tDURWm9X62BYSsUIP/NK4euEq6/Jm658pJ5x0LKOPMuDPn2bALtMljBehpddMv8e56UUxK2LKyMzobIcztHB8j9WTmWTPSpA77abmLNpg2vLHauDAL6DXNM1EOKaxiaJKGsyy982Rha8KO712L7/9wyJQjKLDzUqYsNDJJqmG6OLpNvTR5I7x7rNqHTqNeazIDdkxO2ujO+Arj8a03dPFWjH2B+LOX09inDEgQS5QS1fBEFJ9zPDGWkKXUZwjHOe5SrdMSMHoSGcxBj3kf9eiSYY0YrT2QshU4gAjEaS1ZMsr/CWivkzda87Nf3/Pn0u7eizW4Tvv3xr5O6cZllDr5mrrhwBfcwDmvzBCmIGtyA6HXYjvbsmiHDjqKVz41AgQ6e+rsCbRnzx26hAvR1RP48GA/e+0eUmxn7xvChhslUqw30F6/he0IliRJsiBIgSURpjQIMWXMlzFlHiTI0B3GiRsvZrSo82LHnUGHTlTXbuRRdyeVShTq9GBKnCJ/EvyIjqhEgUQLEn25UCLIhAe3KtSptWDOtFsJrmyZMWPHjTlztpXJFStBqD4HIoUaFitOhYOX3pS5MKXDhBdvms348W9Ul2sRs2y6tDDKsZMHRzwMs+HRb2w6dSL9D3Vq1Pb8/7EW6MOfatmzade2fRv3bZBkL1bWeJWsZIFJ/bqjmhbwRYhVdSLOCBPow5wSxzYkezWnDw0fvJWoA7gryKMsjRtFejJkYY05BUqEG9x63KjViaIkGBL/ZLEizUKELvAju9pLjybEJHKIooOe+22j4LrKSzODCPoprOCOwgo54zJTL6eM+hqvOAdnSomgx7A68aOPfNoIwRPxckjF9axjKTyDZAzvQc+UO8gjDFckKkUWdYJxyPjsgZFFDJ9yabP7zHJSsChVSgmt/2QUDEmu0gIpQcKetO9DsdCr8McipzuIuPQuQikwuT5TCz+nMlPqy83qsmky8qwb8CeLyvIIKP/8FmSsKPCeREikRDMbSsmJalrOxyIvUuxInqwjEh24TPtmtNqu8OFTe65Ax4fcTD0V1VTj0nDAyABM8j20Hl0sQ4XOa2yn8NBC0qG1INOop5QW7OciGOIwh5Q3iAk2o6Pw2yo/J0mEz0+kOhO20pgSQpDOOx0VSbzi3Py20hh5rWhDlcR91s4GK03woHMRozI9rbDkSbxcOXuwyx0nc69IczGEyDDQ1JIu3231axRaQK2yNFiFS5QxwOCqu7Mt0ODb1z8HLQOJSIB79PPXavHLKl2lTtIQqvr0dYvlkwcrOb8/U/Jqv4unHDChcTtDpy1r8TTxV4BptPHmE7u6EGX/9Ey2VU/EcHozscEoulNh+eDtmLL1wgWx2ymlqgimzfyr5xuSSGODmE5qYw1UH9BpLdW67b4bvEqxNqtXmrRVdOWOTErapR5zqvjhqAziazgM79MpvXrc+caCOOawogQs6oHXUcLAZLop8zQUq1ETYzKxy+AoZOjkAhXiD9eaaFrwpaDMBjlSMqXSCbQ1IfTWuiXHdlQzqlRurEPcY2Rv446zZvRcQLUuCsByCdP759QPzRFDXR8M+UiZJw1YSKKH1Al18Ws6uMmWGsf4ShGf3de3qR+b/9AJxwaLQ6jDzTV3+CHSYrBGlcDYbmk7msmd/nQZRdVpf/3Bk2H0cjPx/7loKDGzCH1AIpfUrYcp59FQtVw0MMV570DB05ukkhQjkXCqE98wjdto0xp/oCNUV7jbDnl4m4n1zYPzI5qRbLRAg9jLPiurHTr4tDj0kWVbJ1pMg56kDnSkAAekOMcY6vANdTywgvByU3U0IiKuGOZ0kEPYexSTvcB8zU86QlH5rIeQENIohDGxSxQL0qInZkQw9ALX+2YmqIGQ7VEUior2diKwIAXJX9ujiV3Q5CU+wsRNGASkkeRCqU22kS5FLOP1KDki2c1ElPVr4RyDRbJG+W51igKXyjLTqMhUCVFLuWAU8UKvfuGHf7shXXDQAhXpICwwD0nREztplubxxv+EiRJfeTz4xm5dL0owYcmBuJQwTi6MM6Hc25yQ4k0L5WhaJzSIcWC0NtO8zYYpKVUP6VlPQ4GSdMDpWJtYRs3RLeWIJySSVby2oODIB09XS0xI0NYOGICBFHPI3BeBOJECFtCiGzSetZLnlCQpzoXC0RVm+vMTt4zHa9Li2PxUl54ixmhkTsST34IYojO1aE1r4Q2HAEdBBj1PQI/KU7lkFj30lfBFRmII4njjus0kJ6BykqWaMCjLEYItcBuSZsuUNsl0Xu+kh4SfKU3IRDSRbpx1pIxZaAWzjWKMo+hs5k9MlDznfMufW2GewZxpyCF+ZKk20tOWBlvMQh02j2H/oY/V4nSYrIYQoCbLJDRh+USFgo+N71KIpohBmm94Km6sYU09ScvD56FwfkQa4Igap7gEoTRmkOKXQXgFxejctGNYPMcWw+ADqcxytt5TCRn9k7p5OdGgDBootfICwu4h1kiqtc7z2thHKtp2aNdB0RM/tsQpwS+F+syP6pBakZgEi0jmAx/BxPbVs+pJvN5r2IysR9ffgASQZRQR88RJVtmt9H0JI9/4RiZADClyTSDqJ9T80liu4qxeh5UIQXHpS7IFKEJ22k1AhUuj3aAEYObbi9iQxqe0OC1OkXVwXcqJPEsKc0vy2SShEIMp+dXExXBlFfxKCVAmNc8tGHkh/xvW9lnaiLY1B4lNaZmsKplUTGruKu7vDCgusEQFLQrzpFh4N5kVbYk6AvlGPVRkARxYgRRjCENretfcpITLRSO8an396iC4KG0mkC2jXO70jfyReGM1+pcuq5alTDmqj7sb0VPmFB2cNvcrK/vQ51pC0Ifd7pSTed5Paiu91pk0fEiqsZe4R1ho4ijOVtVoY7O6UQdu6CSvLCGOC3Kt2EXtWvvCX/ym1hhKkZJ0XcJMT3PmIEYFa8TN0kljYulSncqPgY000nsYosCpBZiBO3qw+qaKsPBUcLI9veOYiIfBJSJ4hMOp8mXO09wxZ6o0bGMDaFvzKRw2Gd+mcpaHbP8GFQURFTH+2WtTw0RN5vIIz4+cVoumeCQv2gMGZwbHGLCQEEAypSUyk+ONdI202CWa35UUWE06ku2ubvtc8oouFPd0wg1fskXpvZHGnClJmM6kSvWZNZ7H3U/AlecwO5vWVyx53YD2K1JaLqpjfsq14QEbnEJFZaW9dtf0/QqnZ5FwP4ujmVjrPKdBxCDYMaQwKzXWuqI+FMzybBCLIE/RDR4301wKJ67FmcFINXg/DvzmtLo4jb9StkKXKkyNwYfHIFRK/IJ6oacj3jMYacdoZHga2sRtHwUBVb45bxuFPrDXH9T7ccR9ZZ4x/ZPXo13V4DUhs1TooVY4R+ZaRRP/OREGuOVJcNev+nUIlTKkM2F3SQZEKbsC25QnjGRflPae9wBqV8P7l5q4Hlm680dCkx7J399yX9b+FyIibmT4VgQ+rv6b2oU8mgLzFfmTazVmVVZS7xVMlWHXUrJo95j0WRJgNO4zJrIMrQbjYwwjm0LpWaxMUSpt+WTtI+xry+zCg/JqplgLMYiCjYTELraGLkZpnAak9m7pZFCKSQIK3DrHduzP1dot/7RHKKplhE5M9+ovJG7ihTBihjrlyOoNVEil835QNirIScAOZJaN43IN52yinBimqaBFd4LkrFZkOu4k4qyAHCZqctTBHaKoug7MvMKi/wBsf5oKSfSI/85QKcECsGbCTtpixM/UztCAx9gkCOYipa4Cbai6JoVArSwc7IJqBP4gy6qaJ+CC7sd8I+SaCi18p2Keb44kRo1ujA6PcA7hw3m4DNeix1IQZPxuiZZWpjhsBak+TdZICOxuQmhOyU+40AgL8WjcT4TyJcjGJBCVJgz9Rq/4I90oQk4QzM0yDBOpDuEwC1iuBKw67px6rS9G52Nux/GC7McACG0aQt5iqDZsSG5ECwi38R8GyWFSCoAQLqfKb5VYjEoqIxTVwyT2ySEA40y6wh1SAAxk7xw8wRPAQYvAAR/1MXM4pR7gjqn+4v4eS/eaC/iig+XIiXVihCWU7WPw0P9GwGMsBKfrQARCbMRDNiwAuQ6r1CRXxgInbsWb+it5XO/GAq0sZM6VDO3mXAbkWhF7OOgQAwpalvGtqmzvRGcFFQwUyysrOsertiTAsA2Vpq4sPlAZpQTXwlHVUOo+KsRGSIgTQwy/XKKqdIk/dEpjOqoN/+guDvHlDmUiLewnq8WKBu5gCCWIoELmZK5MfvIrIyOPbLJesDKYXqjyZgi0riDJRosbf5CAyOsnJ8Yhh+v7qEc9Gsu7GoWg3kPkpKhB2qEIcIAP5mC3LtMyL3P2wgAijIlPfCrThopWegQ4YqzcaiKO3M6ETIY0rQcOBUi/pm5LXtK6ACVGaILmmGf/YlomHA/sgnxnkUwCq75IIa/lKwwvKnqs6Hql7ZAuWH6osfKrWcoKnC5mewBQ6gQsapTH0QzMlZqm/jhSjlxm25aksnQR41DSUVJP7bxlmAgnXVwRHimSnIjO7vRDwfJudVpw+wYQfmiFm2KOsZpR6ITK1MjjrcSSxMpjnYhufjwCLvJy3mrIHuImVP7yBxfkPZqxe44Og9rSkooJayRtxxAON/2ISxrnG1LAcs5hDswBRs3BCuagMndroviuYoKEeQSyKQMnWpDT0NZKYEKJIXHnA8ni8AZmr+au6yANW1rLrGxSzuzv7ThQIxrSCDmUf/ohaEKzxDCQqJopSyzL/wvhJQP7TBhrpmvQiaPeKoTapFB6D/5UELoUCZfcorW4jO1CUz8KM8fyJceKDiiPaErVw7zQcOkg8PWmT6osKvvAiUjAdIjYj3O6qyUCyTnLFO1w5Zg8w/VgCUMULgOLRuM4w04tyoDsCHQQKGwObTRiiFPgyd5waJ4wNN+CpXbUhzDBkbjIUgnZA2cGxDP8LHnewy2kMD+2EC7+IbmIpdbCB1gxKXz+T35GhJfmiDnxJOvQkDqB8zfPZ1RTtAy9tJtM511YSAyDTEi27bzGrlFsj8WGzy+cMuMEDgkr8EC7z+X8rYTaCKYMaWKE1SjxhJAw7e5KMPHSSromhZW2S/+j5PTnFtGWju1b5ZJ/QgQ764qO4G44NJJAjkdP98yfIMs/btFGtk8Xpak+cvLtCq7oOvBH1rU5diLxMgac2Mt+zGQkBa5K1OIpFZGd1KEeNsXyZgNuQmXzbDXf+G25fKNCvIdkzidqRLROUpZ51HShLgLMWMy8tGtqyAhcnighGqgiy9bxtuRqjaT1lIe+fshL8OkVRelmKCmXHgtEtPLf1FVbL2XahuJx2A5NKSVQ6S/y+NSW6Mi+HHGZHkyZkoRI31NWSO0jZ8nKfFTuDkxeYc1ZWHNijWn/8jTa6NZAEUZwGc8/uSzgtqZwNPeDoHKR+hV2mZNSU6xlCZZazof/074pcv3FUjkUKM1z596zYx9kilzGNqOLb/uEpfptmo6DwVLsdaLt3WCos2hoNj4Fe2lVafNNzJRvYrnwxUqpdcYIJainCc0EeQtiN+mlQfQiLcXxd9pjSVcoSW/MEcMr6PhC9IqicFbTXd3yiapHPg72JbBOjR5QbQc2OYvREeGSbMoSnCh3ODEO7vbLY7UScJmuzZxzZsfUaNYw6rIvg9N1WnxKS5VrEwMI+siJJ+/WsJT3BUvxKhnsMgCwWFEYbhf4dhoxJiFiLJxGzjRy7RBW+/RzBMnTKJYRUKkOdSJFQGkF1wbu+zr2Y5qWrYSX+RJyvHpxIPoBbYhMLy/v/1P2gVTmZnvxrW821Jso9ZWIqgAR5Rw9p1ta91EQeG/fF8SMUNnIiE1C8RyZdPj2b4ctRUh1FjpZonRZJ+qy+KRupdX462yGzrbUC2LyNF+f5z+jl/fQSW7/pHSYafwU91yFh2+hbLo27IP+rzfmopRZqMEm0E3ZrXOL4lQtWCsLERmhA5GLzjJedomXF16blHNMqHAS1YkP1ZeGLYlXwj+SrbEi1dwIx/9sq7u0bXzHa52E+Km66VTvJ+W07vxmyxSpDE3kL5dqbls0pfKMbDZgA3sPolbPmLSew2yI0G15rDPJxSsSc7KkiPxaoraOVV8WEEpUk1+mNSI2o0jA7/+ZPC1x81cxmUt7vLWa0IuOqCNQ8sbYDAlgmJMTYwXARq0nVEjsKMt896l4WDiu9gY3WUfgNG059wXURmxXo7aCPAMAh5ils9PUoixhZ0Zm+SJm2xJc6WwRSZENIbhlB7KfwqkqlU3mOFYYlYk7q6NTnWbxcJmt7BOEduxybQfB6k4zltj5ovNc8+tqwveZFoYkW/HPjksJfThb5s+Y2sk0Ogue5oZUPkWemew4vtFpHaSmZvaNGfRjpTQipqwmONE0z21zEZnqXOQ+Yk0qALkiF9Q4w3Q++EYDAbpts3SqRaqkwgpsZOnW7GyBzVC6ENjahA8c1dgyHHnBsLaIfpL/LS3LwCDpmxTpVXQUqAtxmF06rbdsYefPFDOX3E61pt4Vpp+tYLKTa3ztdKM4fvDsZkGxVPuQJqQydtmXN44nDbVSkcxP60hIDY/JpX1jsqOqdSxQgqA0rU/V0zKLvHHGFxXJWOuLqvcIauqhHziFNN5pByv0Cgpiyfq6nqzzoKECqH5ZLjd1CSFsLtB35KoSicJmLVITKnCFTezIsF1Ofh5aUUtwKnGTUYhJX8YZSRR3UX/CxMWxO5l2u74snIAa66yjllWzl6ADHicNbJbYpc3wdjqWqw1j9WxGjrasTNCaw1BJnKYFrgHwjf+UQxf2rKHHNZ/IDSNaBEXwuFX1/5GFhrR11vmgDospZVztNcJaDIsD7u9CJHT6xFluiX/+LFzZUoXaiFAM8L1Fm4h3Oa3g52YUupBS0oTebWirl51lgzWQlq8RvJ5WBVC+lpg1dcKCkYK0TWrQQ2BxGj5Q1CSThrIf9wIdZz6ZRBB9zjd+TFoSuGvK2temi+l8CtPwNfei16pITYKsy3ZNE5q11oddG75AmyNJFptd61vRC5wHTEjILl6MBEvnRU2vU6HYs5JXzYPYbRfVR7kptmPsoqAHbqP/g9S3+smp3EQ7eXU597wdROeyzlxlBasiq30Y14PrdPqyL71RV9CUV90RUPouHVSjNuXUltXY28vpi/8qd4RSMqQG1cad3sZCBeLAIZ2HWo4sIXO5EJRcRNB/TryQMDnLO9YnbHDHaCuaN7wvnG3Sctr2ikqzWvM4Sxw3+TCiTZHZiQRq5fbgBQ9yAiVI7VNIPjo6Kms5XgYX59bHwURq2k+b3CcoH+JPVy88fglHC6lkWBnpHORIqU6lXhruCFQZHwaSHO2TCx6A+dW2D74shbPnlAjT/5nsQRtKhNhfibkEzaNrYmfM33i1SpwiD5ejMqxvYwVbH5Fm1Ro7qeauwh6tcoS4LglQiu8bJifeBPx6YWOvk9bieYieCdprOvSg15Y8UkqMpuJ3/0Vj/Igmm6rDo70YZ5Oyy5n/qY3H6zUNSFWI7bb8Tqw4kT0WCU9+S/sHeA6G139mb7NuVoQ9XzS2+prS/Vx/lqlyqPW7JZlQ4QBdgrqEkBDOrlxZfJiGrrmO236zTL1wY+p+T2ku6gKL0s/9UrU70yAF52XrLrww621MOYgjzp2kxAGiHbp29r7Zq2evnz2BBBkmXIjOnr2ICu25Q3fRnT11Ei1i3OgRokSFCiOalBhxosaLHT9GFHjRIcmFBQ+iQ1jvpk6EM2dOJKjQoUyQOQkiNChQokGW/VZG/NavHhtibDp9+4c1K1Z7/rhOtOdDq9ixZMuaPYv2LEeCKQc+FIiQo8GcGjmqa3fXbVB0ewlu/8T782FGnRpzItQ4V6dEjoY/Ggb5lGbFn27lPuQY0V3Tiic7P+xbs+jAnW2JQkzamWFphyNPj25sVGf</text:p>
      <text:p text:style-name="Standard">St26/UvwMkWfolAYVGkTa1mnjx75tNtSLsnVK21+TD7TbTnNdkHZBZmyO8rpnjcGpe8zJHPnLh3R3OzTIkTNqj4Ovq8TosuVi79Wvt//IcfBj4LoROjwamk043VRTUF8N1RNtDEF3V4PRbeYOXoBdlx9GTU0IYVPsnTRYcnS5NdtJICXEknXwsWQShd7pRxhuMmmGW1AMfhdgYroV15tNMa24YXOe2TadfiZOV91dzanTGWIoEbTWc+381klVVZV1hQ9VXv8ZVlpabskllwoxRmCRB4q4V3IqBmnhktoB1VFJX3GWHHDJufmSkd795h1nMG6WnIPSSYjmdECG9BWeqF03l44gJTYdeisGl6RFGlb4p30nfsVRcwZJVKJKNamGHYfMnUkgeg9Kd6Fmd0knEVtLKujiQKjCuOCptebV0EMo7WfihyXC6V1gF5WXo1B60XrarEMZCxRyqj3LnKcRYYZfqBOVJuKJLVLK3oYszWZttK0tS6aPlMFlnFuJjdReqnw2pa5rbD7GJrO6Hliftp7mB5mrwP6Y2UfN/erRcdDi+RivoKGG4Gm7fhogZ3GxVeI3qlb1TZRlWckxOuj402XIIo//LOebDhNbU0aAgpZgRau+FOZ38A04bIDTBggmeCD51NxeNWfW0aqTlXbuaKoBOFOikBala7l+mQSqs/ESlBibt5V59VsP8aeYbDXleKmNBIo24LNuZZucc2k/Z6F01dpnYrQVmptpSvc9JqLD49ZkGVK57dwmp9reN191kXIrZqDWeTegbvzhhnCpAk5u4G0Nz8SQyg5uHt2p8LZn3al/rRqdwKLWPZHOrHls5lcoEknozWLm29i4IMracOkRWjbc1wVunW55Ct0n6NriqsgYfd02yBzqM3dWFIzqQFkVVWVxZeXHEo3MffdnYXTVP7/Vs+lVt7Xk6pHKU8gw6jON/3fSeib5l9py0z8Z13DVinQhXzCm5KBvbGpx3MIOv2xDnKDJrDEsiotF+La8+XDoRBMKHb+Il53SgAc+Zrqd8QY1QXdYbFGTE2BBBtgR7FzlG/WoSILMljkJGSkou3sQiSRkNGwdRXyZWWGP7jUtDo5mWPARitYUQj55TQ6GUmMimyoXHo1Iq1sAM1cICYS8B3LrbGmzomeYNZq2+IU5cCHN0QiEkQm1bWUkkpER3YirI0oGO6yilBCzOJoUom1tTgEhRGKCnL3oL2GyySHDHPa+v5GNQJNZl+sGwsJvTIUNUyILV7QnEZB5b5Oc1FlByDe9ErltlBmiVSAdlkaW4P/pOh9i4G4QcjMAKakpWzGhYhzmKO48MDN8Ws7DXkga0ZQRIR0U5nJSkkiYzeZyEXNNaxKJudtJaCEvkwjTqtbAVzLya+CBlrk+uakfIVB2WlyfEFsyGKLp0lNEBFBz6pEXWEJugXMsz2w+d6nqTOQ32ulTtzDIr4AOqZRnLOO8Xuk7hTUNWjAkUdsuxLlKydBbFgSMOkqZt4DpEmZFU9uIPmqXakEKdtVBmskwd0OjvSU/BBWasoxWQxKBhEmL6xDRwjMkGiUulfEJWDFFVLWCXCRjVdEYWbBkj31sj5NM5Z66DLIc3wywJOkrDbcCdUjbWO1erTGXnKB2M79AlSb/ylNmIXWWGYv2w2IpKuc351ao3+2rhA+sma8giDh/XnBS7NHdkO4ItZrczFwhitYEU+iPG4jCCkC4wkNR1RK6yBAwaJ2jgS4rmRrOcCGz6oes+geutgCIn/14mRRvcxK4fqkmrYpRQtZBD3PQQx4pxJG8VAqtls0xtPMpUabitscPfoSIJCVgYLAVrrwpSDyvClXjvIZERS3lI2IDyp6Q9aw/IXKOqf1LkLwDNDE9ZI/K1WikfCZNlUaud8B54pgMdlIBxUs0SmFtiiD5JClZ5Xr+4Jg9qtTUAIeMLj5YBxnmYI4Em+MccFjHXF0KKCfm0LtrbA+GmOdSl3kXQ5kE/8I5znEDf4Anjki8lE/ZSBF9eMEcpIjHbdmLS8FmUDfyOxcZx6tEQcrRTdEsGkNnOJ2I0E9/NfyTn87zlcSaYw4h/qA9CLFiSvCjEvyospWpzI8Fhxh0swOvc4KcNhS9Z5CakgcczAEHeUCVaooC0Bk14jK8vO0j8ojtbKGGuqsOjqJ2bNef1JubHI5WvmTmGWYRVBdbkS6iGLWU5nQHUVflbW5gDQywflg30JWInGJKoL9ca0PMTqpzGdYsDhtCOvPStMvyIRoAc1qeIvkVMwocFAp3chnDWEWSneBvUiViJQELOy0dWceZE1wJPljZHPygh4OhaEWnKM5IHA3sPf/ls56C4fh8HBlFHPhgDjKIw75gxg3TnLc7e+gDCAvWwGpRpzbD7UqAT9sQgHwluZIOd8/mFdLdjAvm+PzRY5tutWEzyBTN+MPDIO5KcRqj4ixnmRKVoLiUzWHxhucOViU26TB/l8AuRsYgQzjHguMRs/ix7j26HB4XyWWPOqN5HeQDz4W2K2o5kqvej/RtB9epNlfP1VF5zdS/gi6f8BjMg5W+LyGN+ZjkVagxmAOyEx3kLBw/uIIC5fQuJX3wbHUorjNpEnyHKTleuZfHtLF0oBepm9TdEmgm5LWUfN2VKw1772axxxDAwQdKLBgOZCADHEyeYHAMoSs5M6MhYZX/RpZGyM+jw9B1h5uqv0wEE2+YQ8NPeLKUQUbzELqnivlwDhG8SmxuJg+B/LEOL8RhFTf6ILQ96KJ5RvPTW71659CxiSHQAwj6YBqbYdy432UudUo+BxC6ctpdwd4L1Kc+GUhBCVLEQQhAoL4Q3OADPXM5dh3pJ6R+2rtptcPMfIDDKHaUqlTyafkx0VwEcyLzO2+KOwAF+J4RN1nIkiNB1XG4tl7Kh0y3hWqS0llFNlkQRjwUtCoWYUOFFUJkBFYhshIjEh+ORkfVkjzt9XKndHOIFnmKZivadSvZ8UDv9lffhFx65kAqg0Hq81Oaki5C1Q+TtF9H5V8ekyV8J4T//4AJ/vB3fDAHBqABhMApXBEPsdVuPpBtdjNnxMMwpYE1hTUZdRM1lAFBKYRho2c5BPIeZqIh67ZkGiBkyOUjYxcR4vBt4KAJd0JX2VQduXQpPqci+FYYb/NRKVJy5kB8AeM8xrMdcTM8zddktpU6vyFA35B/8qAOIvRAtsNQzrI5PTF5oCU0IvcVRYEkSXQZcyIuFRI115ZIMWdntGVCwMRMLONabvJlr9Y8IRFc39Qt04VHU5h0VYSFDgMqb3JfSkJIB4UyiKKAuEJiyfIubfdqlGJRPHIzKiISMIh0cIUuM7EjDXVvwfQpp6RMJuNehuJ49RVOnsJCa1VUlTQWXf/hD1hyBUMoj7CVYHAgCc8kHeJABiZXDuvQeMZUL+lFYbNiHRpSKX/hJEEyUd/yDXixVh0xFIziEtOEYhOhYqKQetlRepwDIkIjDmNgDuDgYKujNj6Rge91Su3Vdts1hrcyTfFgcl6gD0dkZA9oK48HHYmFhE22abXzFHhRZ80mDy20QdFYdF42MD3lOszBejZhjkfCE3U0WTmEjMRVkDDiBuUwc+siUNLGI3l1JgFYYsdHIEeTUMHkeIeEUqNWZKUUaZUCIX+VaMyDLEc3jfXjdnLJgv3GQZhSTrAhNZb4GXsSIxnhlqYGWTIyeoOxauV0EVXUhvmkKHSZh8dUcEr/ElnbdFEiFCVWwQb81TFcIY9CKAlkgHHO5g7/AC8mA4d8wFgzuRNLYTGbcgWlVRD8EkmB0YgJMUAn4UO8wS6yuFKRVRC2uRE79DvPMWKjciFQ1m6BoQ7k85C9KUKWgRFwWAnk8AkK5IjkI0VSZFrH+TmLcRVStE/wREwukZqCgp6KIR3h5A4igGAyqS9dhBL/IE/U5Q5G0g71wBYL53mLaF8pNHqR+BVYMSwV8SQN2ZDq8A/4Qx7lY2lJRF+GQWtyJ3f7IYrzwxvElDr/oDIkghVjhBzzUQdwQAmzVRBp5GOPJ2EwV0W0ZlW7pEcHNyhSV1ccBCfkJVzmsntc1Br//xY5Z+RAM9hEKVWBmJik2TZ+YUiNAHdcnnhT3vEfKpUeCkhX63VK12ZW4wgxVcOhlQUjjhglxNBrPlgl6KB3oxlgYIEV8QAOLOZisiJkX6cJJncJ6wAv9bAV/fAPzuFAqmFLsJREJqRVSqKcdeeecZlnfPM0Djmm1pQecEZNNvQVaJiRqrQV3CFA+NlaB6KPIRkO33BT4bRW4lMcqiFC5IMVDakZUFVD6LCZsUlVpNqQaYJ1eKIB58AHMvlJToI6SgOR0/KIAtQPPmAViXUOVtBkcdUYj2OgSxEVKvGIEvQkaRNPT0EXdXcVOdGt6mIYfxo+gBotgHGO6CBAr5pB5v8TPmwFTxDjBrFVDm4QFSVRR1/5KN8FjaTTlpUKWURqgAhVLBkIU2tUam8ZaRDWlRIIGIF5TIKzUSJRsON3M3cpKM9IOTQBLePBMoSpiSfYgAlrNWA2HS4HNzIqpb2ViwOZr7OoPhtUXzqTjlJhd6CZpm7Kpk31jv9weuEmDn96XMURc99mDjdQm/WgCXGKCuKgDzcQpwlGD0Mwk6GDEYkVp/wgCqTgBSkAUfZAj+UgD+sGeAjWYHKVgXehrA2XmvZwA+fAZLB3eIlHfA4lZhR2enOghkzyCXE6BuIgDl7wtOcwBpJgEiqGbBRXZSdnGAZhbIjHYG6wT9/RD3C7rIL/RwbykH80dxdwGm518IQJ5gXioBGYMARw4AmIBw5AMG4SAadTVnEVV2VwsLo3QQhOa3KV4AlCwLXfwDtisAQkMAGGQAnnAA43IA43sGDPxyriEh91VgkqShkwoglxaw7t52AidBOnRwpD8Lcmdw4ulrThJgnycGD8kIRLKBHkew5Zdg6hqxTkE5Rp9ohBeQl1kAJAcLUzJ1dcUbpuWwmVcA6X65cnSgn92J40EY4NtXMqhS2eAW/8hlO9WH4zU1Yk6mTIhcHPpDWFZaRKgic5El3HeJLZRUO710amBCTwkS/p1mXh5VaFhR3XeBDmxhcDt3bkkaUzLILB6HY3nCgF/zgbeDJOlEhUnbkx8BhsOStg8gCSTPaUlOYOhCAE88mE/7AOcQoHNxBbr0txfBAHo6Cq/SBzCsYPFAcOKFcQ7RCvsgUEcJBlCrZgi0cj07UYiWUFbxsVibVYQAAECGZxlWAOfWt8sfoQmKp6T9EH5EAJqIC/zFa9GCeSBXF6ggdub3zGJtG9jqxgr/mNaKjJFOcJZGBnDoYRmvAB7ecF50BxgUy44TtlElePaoYOV1zGSPi6rEwgZsZsb1zGZ+yU6CAGIMADChAIO0AEVIZmYxCgXQE8g1ZidZai8tAi/fC3CJZgb+x8U4sOKua2hnfN5zAE39AHsTUGqbzK5oAP5v8gBJKgAQZwcRLnbHz6p/FLcyAqD+XQbG1sBYJnDhUHYoJTDzKXZRV3cZE8PMZWCQ32kNShRpr2f/+ElslHlv5hbpMzSGn5XpxVeYzWgGK5iYEiqwx4hWxiiH3UdKLj0BJUTvr0avQCIsslmCUci4YZsn7SP34pSh9BU7AjZmjTXbRDGHtmfuSHmbuCRgkBT5JkppJEJR0TEfugxExlD1jRB+DAD+RAyiFRpQShAVbAB2RAuEgbp+Qw1kCwDkNwYOZgBV6gChMzxuQABPGgxYkXDxVxovzwAQYwB/RwA5qAv1kWz9liqYk1B3PwfAlB2MQ7B1qrCUMwBpRACYYNm4//2XPb7AWepwHJEb6kgMVD0AepzGxpZpHyEA+PXbzy4AZ1MLWGyw/tqwEigAqq/LYwwdpoNgTx8AbHZnIqKhCaYADsAA6eoHj6EA5AIAnqAKd8cAlA0Afr0Mi9+rMxVwd9XAljEA6YC5v2MApubA5wHQ/C189yONUI0QEPoADnPQE4MASgnWBvy4GGVSIG2hopsGL8oLXxEA/7CMjN6pwL1r7ycLx9YA9JO7wfJgR98AanbA6eMAbgwGA3kN+IRwbZHYkpAc3gAA57fQPOfcrP+2w5ccUh6QUaoAlzzQ/y25BZGc3YG3cq1Re4ZUh5JHT3hVNdl8FCp29BRieGyOMe/3USJuwmlnE3uFZ7qyRjLVorbcRxMTVSkknTOUVrXRml4WI8Ls1mZRcrSJYoNvKN8CVGseh6cIdjpJqfM3w/RcyOYsExSpV3Uc1JWZK0eK0JwkRpICECniBbtGUP4RC4NzCTm5K0GHkDaZwCppnNJrEJHhZuKWAxCA3AQJAOfvoPZma+hy06vMQVNzAHRGAOH0AKc0AJU3AAU6AD/fhAV9B5zXa9IfzSUIZ6qrc7fWAAlgDAg+4/9AjOtbkR3RCHc6gU7qCsaCbNPqARn0AOsuWP9WCEJkcOLmYk67a+5jCvQtYHHwDIBiDgNzGi8eAFWX0T9BjJmRGIMsm7WVHoyf9bfBxBCEAgCuYQugYhCRhg3jxAAi7AtfaQlVXmfP4w0b7DZhWOF+7gA20bbtL8FeOc503Rs5I9PZtCy/wADn3gWPaABVEGuuNmEJxLDn1gEvKNDjJX611hEHUAClrmD5phxd+XEHzxDd3w2N+LEuuglQotTzWzwsYlfivjgFbXidHUjck3pBK7IBSosJ7jgMqiLAubaAu1kg5MKF5YZPt2sbqEQb7Z5TmGwFn+WTj3aCE7KzNKa4wJguWUwW2oPFFXVzVVGhELJh7yyy0kQkTVqZbE5h0RhG6+SV3ND+VQBzka5iTC580Guehg7NVL7skR7O6rDvLpxRifRJJAD83/tp0fD4VbOyKofg4JPW54lhQccQU3QAQLMAWtLQr8MAUysAFl4AAWsZnexgcthlMqrG7shrc+QBHV7pqQzkITkegxSQiG8ZGUEO5wlrm28Q0Lp2U+YA+h+s+bMj0qNgcJvQ5JoQmk0NqN5ZSq8iR38afogAnsJgqDzkLoAJOCmA4pVA+cK8Av8Q2ScGbONhEiYAUh8ABSsAJuQAwQsQ6nzKwnz6MAYU+dPXT25NGrRE8eQXsGEdLrg65eQ3T6gJgTdcOfPUJezJlT+K2dvX4NNYGjdO6GD3XtBoYDZ45fSHvf6okjY05lQ4cz5RVsd9AcJTJY3BGcOOQcUXECJ9r7//eNZMMrN86ZA5KpoTw4/OCsc/dNasmC6Ea2MzsV7VqzaUuSpRiXYdmjBRm6Q3d04MC5ce3aZShQ8ES+aAOXlSsX8d/DDNk+FoyXsD28R6VOlCp1bU3OAw2XfezW3Vt3m8+abYk37t7IeV1Lpvw6b2DWrO0ZbuyXZ8nLbu3V83205Oa3vyVyBp78eHG2cdkOb4s2+dSJwHH3njux3+h6bL51YtPp33jy4+1t3Ghv35Xy7d2/hx9f/vz3IuZ4dTO1ZF2K3NehLEee7f4zB5x44rLpG3HgqOSDOuyxiBJwNOGpoH/8ueicA+1ZBw4JNfCBt4LWuYQShQRqRzUUScIwhP8DpiAFDjLiaOGADSSgpAQfjmpHHyHmUGkjzDg7Sx19PDpHhMrs0YScBtcpSZ1/gIvnnDnIaEqqUeLgwwAYppJIAyvM8YKQ0viyJ56YyNBHHTXNgSNLzgT6hBwTFxqIwA+grFA5qMYDzh+rguRJKXPY5K2fI/kwcMWCMORjjiEgjMMKK24gJC+XGsLJijk0uq2l1LZzaS28hDoROHuG8AQrfcQS6yg1K/FCn4o8IlMfqL6pqw9w+PFSIrEMGgMjjWx69CJSQEUH1YUIEooUDSQS9hsC6anjzFKdkgqdIeag1R+R3KAHpJ+As+w3wVirbLaB9IosRVJFLTW1tej1ja3/6qhVbsjMbmuLoE1HHa20grfrh16F65VXW3ZnU22zgoorqa/+BAts4IZjO2rJgvhr17a0ejuNOIBHmvg2tehVS7S8ED644IZnoy22ht5ta8mHFUusIJw75kyqh9vlz2eC7Eo3u+MKGvY7NogJD77zpm7IB/quxjrrqzUgZaZ1bp7qX8PcBKeSr0jqgxw4R4GqL5zMISWeb7jyiayRzrPq042EKqcOdVQd6aCEfjJs29kENaQFL8RtBxMgiJBgCnbGCIMgdTC0EoiNGBPILh9FOQfEqf6rZAxJpiLInU9iMp2hBc35gEIUCREC9A2BkmgdtUEZxQdDgdBVv3HLMSdA/x9G+oSUSvp2xzt1KnYqnXiAiMMAcNm5FBNev/lWFC+wqKefhEeBYw44fkKK13TyBgKTLc0xoI+z6sFMUJ00x2skVYVmA013yL1TlGhnBQ1RZjccAgcfsNQPQuQEK/4Q3/FMEpM4jEI1pdkSHzwhO6YJykqgcoi5PoaqBzFEKkKBAwz6gSyB+KMPNxjDB8bEj1wRpA4eKocb+hG+vkTnZPny4WcsBpi5HOUurYEXYnrWGHcZB2C5USJgOMczJernh+hyzUSWJJnj/Ks4/wLKYUJjKtIwRz/wqtm7kCgYqRCNMU302N2kqBvfeDFsVsxfyzbzr3/1y4fF+UvJ1EId4//ojzNwwY4JKZOZ8DRSauixxxV8wB6tVdKSWYuHASS0DpFgjCHv2qEIPOGVpiDQK/J4nsFc4iMgDcFa5frIUIZSCUrIpBIZ8UezykUPN7RDJAPR5Z0MyBdNmQVz53iDP/CSDiDMIQQT6JIIrrBDDxJqOprhDCEyNITtjIiCoxiIdRBICVR0YzavIwWFpAIhL9TSHHz4CCVo+REakkESgvLUDa5gk3a0Y4fouKGJ3OADqP2HEnCQBF7Q8Te+xOMDfJAnJfhRSz5khBA1+UY8PGEF4NXDHR9dB0IiWgkaStQctFQJIdygyTjII0UZE1SkNFIPdaDDpt/onzpqig7x2VT/cAq5wlEixA5KyLMS9JTJR+z5DX2QoRKeiMdRPGqXk5hjDKpIkS/tgYV2giMii5xIlQilS3NRBFX52RS0dpmt7XCIePygIUmTWqaGkAsk2RJaVtVYmzXWhmExgxmpUDNGH/rRX8bZV3Mqo9eGzauxMqMXZBm7V5sJDExWrNhiwKYipGTxOJRVjdFSty4DfpFI0fkj6oIos9FY0VQvA6y24KWij9EMYmn52TChaDHdsmY6fHVjzRATTiVixyzfeF54vvMN+EhSkvaYpNUuOV3qukcecaDEpxzDsnthaA6uyhPrJEGtwFhEJwdSE1zlyQ9atreWhOrQXcOClBAqhKcA/1PV4W6QT3+MRFBzIAIRKuEAadb0vxzd3GFCeySdSLOtpBtDKV1jD5iU7nQlEUexwBEOinxDFQyCqy1HCk84SaIIJDjCER6wgizUAAQa2Of/ysU8CwxACinmAQlUYIFhcQQIVqjEBBRwBCJ4AQxIOIICHvCCF19BE56YwwuiUAMkaKAffSgXP0gcgiQfYQdH5QMYkmCCIed4yioghEu+4d0gSWQiFjDCCmrwghfUwAYawMTf5FEOYdY4CjwYspeJEOKSHpUM8hADAB6Q4ge0uAbZgIEPKEzBLNXjCkhYgAcIYIavJYpsfADhQXwCFBLy6DgoBMs3CHGDmLzTE+Xwwv8QvHCVWhWkDpeAUy9bMpcxqqzXma3QEod7sdyGNthR1A3QoNPDYOeGiVR0jG9+a8A2tmZIQ9rjnNKCmDHKjCSl8Q1ZOibF2TYRZ5MBpsUoC0zcBEaMPiTZHYvjGdQW55qIRex9oYOblEEGOsqRznFwM6TAEKYevgQPTsXznug6Fx3SrW7ELemPf+CkEnzwQlOISdqGSAIO5vCEkkpiUDiook/oUBAZJBQPdITUHKCIxyjcUAd5rEMeo5CHPOoQPFRPpyCjoIdPwFYQ6+TFg6DOM96sQIQQAGsVxPhNTPXmMDK640hA0kBDRo4SVIxXO7+pagVVIwkugeMTu64Hg8H/AYR1uCHnb6+5PGCQhD8P2QRZaPELVAD1ftwaTjAAAAJqYIIuS2EFcujAPvDypg9gQM4dsIANHlBmOtdAA6kghTkwAIIaZCHx8lAbHOLhhj5gQAomIMEbJCGPbpzCCIRXAA9MEAW9Z4oq+9XbQuEs5zrXIApZqLMG0IIqwNsgCiQA9BFkPw</text:p>
      <text:p text:style-name="Standard">Ec2LzmMpeHOCL/guTPHu816ICk62RVVdBUDDiQgAw84AEZBKGy9rDPWJ11M+JHiSHr/waW+REkXw5ElPygqz3cwOdyrKP+G9si1xia2eiNfgkadfk6wRqJfeMXfsE3Piqk+2qXe4PACkSOBjRALGoXXgsY1EIZOkKj/7KYjH3RmcZItxJMwAPcNz3aNpWBGYZxLbPomMCKGXPrC5xpiCVxvwAsGmj7GI6hNs7YojX6CyP6JM5ADDCqie3AKagBD/jwgY3YB4agOImzQksagpholIrRDJEoi3XwBLPJj6P4Dz6IA6Noq3XiCnMghz5wCHzgpZqoi384om8gK/vyE2dZDhVprf/6FEKwiaqwghCYghzJFoLABPZJsKGjiEVJkiUhkNapLQTiA9P5mFEYg00SiG9QFCDQoAP5DBFkAT9YAepTvgkAARCQMzQbj3UwAHy4hA7gvON7gB2QAikLvlvhA2QaAMFLxRfogiNYACnAuyyQgw8AFyGwAf8QiAIXkISQEjoLSILH24eFsgcLAIAaWLQHWATg6wBCqKl26Ah+4ChMaAdpnLM6S8VlXAEkyL5+cEV2uAQjmMUXmIAJeIAJkDPLs0Z/qgc4qwEp4IEUIwEEUEXsyyVfOShxQAsWwAAJOIDxIwAUMKI20oBzIJT6Qp+eCBC76CYU+gkfAILM2QgjvMhcGREG+Yq/WQzCOotB4rdn6yGIuQsbdDfNmiK6iA2JuUmeabbdOraTIaRqC6fIYKMLTMHLiDZeUwvZGo7WAqTUsS2wGRrdEhrdKCLSUg24yA0zKonpyLbiyJ9wow4H7KPlIMtAwiwrmg7eOK3Omoi/2J+aAI//TviOR5qa6LrCvcwaSVC5Q5GTT8IMSSgWUQCehGGSmOClf/qHu9Eos2Gbt5mQBZSqjduKXVqIHlOH9bOLkeiWqBtJjroCiRCUEFiAKSCwKxiINdsva6IW/TkObTKHORCdrTOHCmqJbfOV22SblhCHsvM/njgwzXEOdRCLIuC8GviAVsEBLEglMSiJqpgDSiABw9O7NwjDFIqzGnABGEiBnPCSIthH2iOC7AKCyOu8D/gIIQi8KdMALKgUA6mHIkCAKEACGGDJWCHMc9ACJKiBGlCBfVCHUykXvWGBOGsxFUgB8RELMbCAFHg4ecA1EkACOlPQb7ECMLCBUuxOljDO/29ATto7ByvwKuNEhysQgwkyw1HwKB94yIiEgB5IgH0qi34YAlLQG7UqKx09keO4jf0rKwbTkG5xCX+oHTK5KI2UCFLhwdb4GdhiUiYtFdl6jNyEjAI8jumgwAhEC3jZFwPE0sMqwAPsjXLjwM+ADM6pLSMSQc+aDGMbtjVVF2xyS81Ii9AoDoGxF9byym/TFILZlHHbwCM8QdcYCTcaN54YoriAF9/6LK1sIsSAU6k6DJ+rCeBQOJxirveApNGcJL4EVfrIJEsAzIZQSpSTh7+Eg2zRKgJJKZ4wzrdBMHfwIKLQh38Ii7FIjqhQhxsSIVUpCVE7EaERQSq8ASABAv8Y0AARAIIakYEZGAJisKmG+C/DXMQJKwshVRLXSJvSKSXYqCpL5JScKKAJM6hL+Jql0Sl7CLwsUIE3CDpyOBBYYa4F4QMtiIVFANAU8JU5iAPps4HO6wA3KJY5+IQBSE4QwAFywIeMwASEjYIAM8O56zwcmAerOBQYIMV9XSety4T9ggUp0NcAPY5vmb8bSIcQRUid8idODCqJIBd8NYF97QcJpYRLAIANRTyWCAsWGIBSxIFiCR2e1amCgAmrEgezOEcSyDQ8mAFN+NOGqBIEu0xhMouDsFrLsYeA6kjzOodJ6aagQIWjqjX947OvqIfPpBg9+qGYxMlFlY0cvC3/H6QjddvJDpTJt32jZ/PIKxLCwbDBexOnOqWID8SdvyKVb1u2IpwwYlujJenYtyUtNQqYxug1zyyksnzJgRgOFsRUpLxAk4lJBlxA/MpcpYSL6YgLwhAJp7FLNsDLjdDLUKXd91ifqyier5kLf4gHWAIHsKBDk3ioSgCHSeEJbVoKdP0lwTFMfQA2cQCCIfCHibArPGyjO3wWGRwbtHAcK4kDGbIES5iCAygDKzCKdtiRfsAnvWkYUykVrwURoDCof70sdagTcspMjkASjfAl4FgUc+kWmvKHIUCCKIgCOdAAj+ADeliFp0AHcfCISgiBB5jZDmCShzIdMUBYvVuF/3Y6ByBYgvoEgTcoFkowzIetTxKwBD4ABcADgRe4z1vbxc37Tw3QKYtIpkj6jwnmxm9UBycrm9m8AddbgShQUOPsB2G5L7O4tQmWAsRbqO8EsktYxhdwgQUdYA2Vs2PcRRGwognizae4gisYAj6IAYOFC7SokhzVpcFhv4c4F5VBBxgoFzjQIcypIYL4TnDBPzPZ2q74ioRBFyAsNxTM0i46QD8qmdbSFwzMN8HNt81QIwj80kM+LC11wCFhl3fDjc51W0KVi6skwb09QrCBwM61I3/74oUhmM6lmBmsQaIhrWFTEdbYj9dojaBktqr8lyHMrWErIvI6Gj85rlxtwv+Fcw/nmiSbqsLadeZ/mCYPkiVwGAMgIAM4iAkaih+KUBVXdCc4GYJ1AIIs+9rRrBqloCVw8IJ1WIcbgIMP2ohv8LsTKdyeuIRsWRrhiA37uc0PwEh+mAIZeBFyEIG0oNUbeCdmqcm7WBRwUBLBCKnS6T7iaoc+OIdKwE2ewNi1m551oEOX0wnRWwcRiIOYIIFiwEU5oAQ+4ANSIIN4iIcfIVFSCAEekIIPsGFNMICXY8gQdQENwE5PIQETeIBJIAJPEAWd0AgjIlhzsAI4ML0H0LEBvugH4IEcA4IbKAeZ2hzH0YLJIzKgFtoEmoM3kMbfSzybCSO+uDV8nIAqex7/eca1QXwAqcYBMvCGSuyAgBXIHSCCaTnRfdqO1anE8RqNmvI4fjCQqLUHMXFYiVjD8xkWkKyJl9natZKVS4CnMdAATQAC67kKjEsBl8CyHdW6tVzbZWO2ZmOM4IpboMRKZIOX5lBUzVptaKvb0Ji2dHEjwb1TRG4IIZJBKR0VxWVtjlGiTd7ksVwiUI4jznFlz+XSQ5qKsSzdbFPKs5wIVVbL1L6josM2RYpLbnYKiQgP8IBdTj0PH3i483jm9zbnTKqliZInpLLjPPKZ3ZSRX0kqGgIHUBmYRAzDpEKqRskLVOGkbiHQHU0ZviiJagKCfaqHdIiDHYgcPiCwKUSH/+7NUW0ZrIKQTdpk75EIh3Pghwo6bYKACQXqBjDhCniaqK/t5iwrqaKqhHMQgg5AALyzRx5YgBAwBHg6qjgY5wmQvRVQgQHAgHsMARVYgiRgRhdwg0y4CH4QMgVYgCKbNXNglhN9g/uwgq+WPQUVlK8eMgnAB3eihw15Hh8B6wWAqPtppg9uzyoTGIMx1AOnByM3ARBI8iUA9CWfgCRTgD+YBD6ohDk4T4RdhOSbABWAAWIwzpY4WnsCjH5QBVBgwz4gi/Dph/RjFmF9lprFzCKsh7PyJW36LvbiB3aYA1QQAigrE186qxWSSkGFI9LSbrPEtxXclq9EZD9Syi0tuv8uPUo7BFN8MywMZHZB7Yvm8MBFneUOO3a+PSKmSWRpOy3IqFLKcKzIEl0ZhK1AxWVZllTBWFPcQqLGtW3GWDd8A64mCoxJ9dE2HW9OHI2nOe/mmqSNuAL3fu/alTQ6dIcriId3lgn/9gJ5mCawsY7/4IdD6xDcPYeFZy4iHRYITqCPOAd6wBT6EvUL7Ilh3cm/5eePj8Jj1QItoARPGIMcYBGEBrVrNUKpENIhMNTdtMS6KA0CiZPZQDkIBhc+uATZGQ9B2Xj2OodDa4jd+09gTLEdmAnplQcDMHJi/E8yiz0p+D3ak3J7wIQsDAEFUIAJKIEUAALQIU7tGGAZouv/RXgxYuiEDgDrHcBIegAesWjMhmABJBjILF96cfCgTwEAZrxPdPehXWtr2Xv6OpsyElg0sl+ASbACIaiDtHUHC0CAgVSyKWuyETEAS8CSzrAHSUCFAvkaPhSTjNTDrQDk/EBCg+gKbLEMJ0P4AgGeqQUeOqQb2icS12LB0/hJvYXU0OIP2Ga2vdXBJxp+up2j5l5LTR4MoySue/u3epcjymCYVv42d6uZSQVCvkoZuL31XBYiVY5ugEsLcRoJz1hLzMXkw+J2xiDdlhmSr3xLB0SM/fGlRnpCgPgncOC/Kz722bPnA50Pgg4fQowocSJFif3qoWuH7pvAevYw2kPX/+/bN3sl0SW0tw6cOTjiSKZMiK5eP3f2NNb7h3JmSXX/NKZEWfOmOpMl7fVL6Q4lUntLZQIV6g6jTaYwcFgxsKrdU3XtEpYsqbFd0ZBmQ351921k0ZJJQc5E6Q7n0ZBqv7mrOTJmPbzoNrqz6U4MABsromTJUkNFirx9wE14IOVFjSgvQFB+YbmyCzf2vNobgKCGixRXUJIla9ZmPzHuLCRZkUWDv04AQNQAk+kb07xOmbIwIlsFMR8Jc7rzWgTBCyQafOB0+lnm1H4DcFvWrDkK9xreO3/jetPp6+uyN3fIRF6ju39Ngept6vfsSZP1yprd2BT156TS7Sd10kkgCf9m1lFzwVRUUUsxiI5NCk6HkYQzmfQRhWI1ldRYc11YYVgWTiihhyBm1BSDI4YYV4ggVpiiiD399hRTGu40VkZMybSag/lV2NZNO+WI43RvqRiXjR65leF7Gc31YGp5NVnTVzaOtSBXDu64IJYNBvWgWRAmpaVgWJ4FJFM7eQnhhyd6eSKQMtpVYX4egWSfOv2w0UkneUZkjz9+2nOFnxURWqihhxYl5F+//YeaV0WtZM4YkgT52Vdo4efRjAmVBZpUinrkVYkwBhghhfjV9I06bFyBgycOiMBkUk99+Vt0J311Y0pAVRWSpnCl9ChQOfaaFJD2sKFOjWL4YAEASUT/UUMWHfjQTzykhPCACS7A4IMPYlx6aT9CpXTbC4wRMx1aFOraDmErvNAZbNFqUBaaSC3VTnDDZZKoXV7NW8NzPVXVTj1s2PcaAlGAAENMMuHFhhjq1IMRG8RUJdgVAIyWhRwDr8VhPe2MRVZZTyU1K0qe7sdpjkShhTKcZ8mZo3+JDouWkhou+ZWxZQJd64LTwXlmUDwarWhMWtqI9MtKmxl01GP9iGSMFbY5YkkY+fxRzTdbCiVXqXlK67FE0zx0g73+NWzSQl99441dU03jVx/S6FHKtpa4N5Eriqj3j13n17Xf8lkYneC+yrkTVanuSQwbHEHkg0EGMXTFoZtz/975k3pxyJWxoUKFTh/kUBLHKD4ehSVcS8nqJL52XUkUTm+S+aNNLZt1u1li2GMBDuc4sAqBGQk7+I5Mkc5gTTuWqilUjzZlFteisqeabx6tq5ZIJFlgRA3npkCIF+aEMBkIGuhqKToUl5RvaCBEUVpR0dkL0p3qBKzBbfV7pihc25Q99vWCDhBCHWLj1LyygANCBCUu/WhHP+6ksCjIwQ2BicruqsWbtVgtTB95TRKkhUB/7eQvV4BBHbBwp9mpS0q021GSJvSU1klPNVuLi69OZanZ+ehEQ4OQmML2ObF5JXQ7wxfZRCe2J0ppLsJ61OFOtEOrvQhFLMoiFrM0nf8zEW5uuoradPzVQ/n9zGkowdCHJnQkI81tcMISjJTmKKW+DY5NRNvSlr6olOXFqEREDOTL1FjGPdLpkEW0l8uA5KMziWiNNOlLnvYUkT/5w3Io8UfnOunJiTCSKWbEFRDbsZJKjEEcR4uP9UwExjjtzVG1qpDdwBShFpEJSnaBAT08MYY6CKV2duljqRZFtRoB0nEUgorzepWxHyVEZUa5j7jyJYYBHIYxmvAEH7SAhPGpIIFyUuCl4nidKOAgBSis2mq4xwI/DCc2B1yIiSzkJBbEJgsqyAQgb/INFmAzCytg3/1MBBqbWACe+tzHUpA0Ery88DOq2pFR8rKvKIT/0y1RCh4JJLAAHZTgeUwEpKhY08iU0MgpxpJiQnKVI+nhcXkuPRyVlHRMHh0tJHLxopuOFrW3LepYctljGJ9Wqbc5Lal7+4oNXYc2AVIohFXjIb52JMUm6nJlUpMOIwPZU5vhNGpCZBSV4sizukHJb765VEHtNp4rqmhEVLspuWqatwrdDa/MY5dMNBWWPOWJcg+xHGE3+cnDIvYnHeIaS4eZL6ashBKokERcv1Q7B2mIeqJCZI3mUr2s8YxlZirqFTrwgXOQQgQLoSCm6OZKr1EFs026URepMxTU4HaAX1GQagQ5GAvk4zP+uIEQ6iCGgKlABB/gwxyAsITRkK9g/wq0gAUa4xSNnNMF1DhOXHpVJ+5xjGG4cUEf/hiVqBjwhMiLSj8aKIcOYMIpJTluY+5SD44phjHUAVgRLPA+mxxXUP65Alc4Nr7nqAMmOxEDDnawgDKMIAY5kObcWKYypvaIaDcb1vPS6t0++uZ5zVPk1SDUzCZOUXSD65mHnehE0D3piGXd7XTaWCQ6xfVDcA1chrm0KZeW9ahxS0ldmqa0pnCNRTs8Ei3Hk7KrUg+JLg7xzta2xzQdMkdaclmSFulHowHNi2rCmlWvzKNQ2qQ+KInkR8LSiW/sSbAOISxCDGKPxOK5czMbLYWolkR0rOMS/ACFKuuDoVEF6yz+of8y7WTkPDEScrGBggEqvEAGS8fhA6SwgjlIUYIwQIhRYo7ZaIHGNvq0DEZU0RGjM1yTax6mBkgIAQ9qzQNtTYAIfOCDFUAhiXfCizsgAIENhu2dj31JHdepQTrHBVa4vA42WYjWC9J5Bd6wZyYJRYANug0CxQy72zbQALFg7R3vEHvYK3ivRhYkBnhWRrzeltb6JuiU4GyG2CpAAG44k4KgpEZfHZWAR83QgKK8RV2N/lThlPRDlaIMrPXp2lBrZNOelaimNBOqlkm856BVKqk8HRI0Q07GsG5cyGW1WoNi66UrJg7JPNRs2EDXYVEacmi46ymY/QPmne9xPHVT3tD/m/ieze506HtbEcwFN/SGH25vS45q9ToEJJCQ5Bt5klwnInIQOxs2z2IvVBTreKVehbpEmjgHP8ggD6YcZZD40pAuN5tmaK63RFdLUsKN9o3SzmEOojgH4Tk9hzGI4ApJrqFNcTYiqA4Qi+O8Ln82leShblZ36gDoCsYXhQcoQAFHCP0RdsAHSlQiDuJQB/+WQD/EUEYxlkECDDD7l/AyBuFNmpOB7ILNzWjgCumaTq6WI60XJMYyikmMPod/EsKMJjvnVgz7jDVBFiyh89NXjLRcoIF+TLAf+xof8qc97cv8u6E6EgMYdnAACYzAAQ2IX42E5bi+drfMm32hLJPI/yh7ytaTnZ3HWVUf8ZYdSdlavUeGQNmL5UUSuRgEYo8YpQUNtcgF7tgW5RiJrJrOlQ6QLWCYHRKQnBfvkCDi3AqLMJluMREC1lyLTSDdDNIgjYmXnImXME6S0WDuGFUKldhvJNIO4iDOOVKFQJKF+EpYaB1gRYSdYVJCjF0UUkTRQAUKshOksIRL1AkeVUmtIJNK1YouxckLuc2Y9BCBXAEYLFfgWcEcGAAZiAAhZER42IujkRWX7MoNohy5iBDr+FES7Y2P3I86HFcSYMcimAAPHMECTMCueQIcaMIVJMVCHJcRgEDnIV8NjNtpMAVXiMYiZEMYSIcySc93tUPAlP8GbtGYOyzHZkTL8XHfYsghzrlLYXgHYizGEjjI5KiLGGyDH1wi8lHG+igeOdUDYRiitJzbucDAReAWErbDN1jAB+yABJhBDvDd7tzgSvlH7yiJXCyaaoxHXeGM3u1U73AhxtmVUeUUztEgytGMIQEdlu2NPIogGeEjSimPDZnK2twYhdzVqsGITWTRiXihUUHIm3xZO0YFOxagDRbdEi2V2FTYmTnZiuWVjmngjPGI3XBhh2RkybHZmskWnL3Zm12Sn5yGQmiOFLrkQ0RP/rGNj0XjfXwImbUJaoSOLvkGQFZdaugd5ClJXRgJraTEwXQCW8QPE42U7/BMWLgObWn/jT3ZSsnl1suUBZB5xQS5xkf8g/SwJOtFY0Y81FauRQpliYo5iCSCX+8ZTZ2cRGDYmfCR2XuQzEXkRTtAB0n8xbjshVtoiBjUQ2DsxUYkmL+sBWtpRNu82X0gBV8ixf4oUDQlhKAkylMApQKJQVCdSKlgiEk1lA/xlm+4D6bIFpawR4zEB9mQmBCWmANWEGwuoFpFIGwmIFAazoppSRdJHsxl4Nbgksupy49ZXCwZFc9Vj/J0JOIkGRdlHC5tiNlNEcSZHUXOWA0eEpbZIKuxk1jwEZZx3NuMlR/qUREVYX7c3dVR1TdIyOQwIUQACmEZxEvS50B0VcZFVRy1Tksd/0vUwcw5rssoSkdoJoSX/AyaUBRV/ZAP3ohnOY2/0IqYHAuvFBJO7Y0VUeUa4RWEbCHEdQlQKMtZmJHb5KEJAiVlMs4O9VCAhsltAVGWPeOR9YbRdOMyIc1jFWjOpOZxoGOOEA6GQGjTZKVWJZpIFAyNjoeI5ooYDguvBJnLVCHPuJVHGlkhcZx2JpM99iBXteaK/ZyQbRVQ+eiSsJxTFZFzdo2IhGbLYc1w6khSpV2cfKmi+dSNmplISORsMiBuEum9SKmSAM4GLlXV6Yx/xqTiVB2O5YiARGPk8AlEXA49oQMn1Sd92hx4rsZw/ooFellZxAfoYNbctYxuWaCIdP/NgFAVDxEIN0LnTawVaCzVn4XOFEWR9qDmGFFmh0KaLv3MuEgPwsEM3fXhlXTgdfmfBS5okJQio5gNEuJR76nfpQ5FkojFAU4PsY4Hb62MatxPXJDk3blciYTqiTKIz5SrqA4F4/hIB9rcDEXTgnTYSlnVp0LJqHXq1cDgEd1R0a1XApZdvsbRXDVojaHIBu5YfvKmTJIJMgFZTIUZHpJLXZVJlbxYC45NDAJiwXaRk0jgxfKreAwRl76jHkae16jMWBklTpVJDToV6ZiYF4moRarZBa7ZX+0JSlaOQfjDXFYqfYLGulDN1EVHqFbPUj2nixolr+BcfTQIicLNxqX/hpzWDmlC6MI6GszqyjrV6aDuZoZp6Ko5D7Sm63oNE8w4WkOaRUoBSZKsaIpZT2dlljANpE+K66mhaIKaVDQ1K4jiHWnSCK3ARUNSTdgO51ppVdaWbXzwB50+DYd46E9yypTgatKmI5ViXDtKjZXFaZiKIJa9Yz3iCMeZHJiCWc9c4G5+Z3D6ZEiqX8v5UIWa0bFs2ZdyXNMY0g9GnNFKbm7CmEIWIU0hmo2tCE0t5zqmYEgOy0gioarAGZw96kMACkIwBKX2rBSyx1AgZ9DVLYhdGZmsZpTFbStd6FSSqtXURbfWzrCAhooJoKysWIdtyOdMpz/SFTuhI9U8HCQl/6hH0NierhmJvByJFOh6Hg1UgQV6WlxdxFKBoG+UsGmpbFi38uPA1gX9yU99CCRR1W37qotYyA7d6Uhs2dClguh5jWaofqeKseYMZueoeZh0uhh+opWMAaID8+nuEl0Bmq/GdohvcmCHjFXhiOtF+lylQGzLgG5ruW1twqqrknAN39zdAafQUmDIuiYOvm3kGclTjaAI8gibRKVw5uSpoZkRZrHj/JXWSU6fPOFKVq9LohCTfUjQEp8MU+DcRChYLeyvSkca4ZQHrsaTkYkO7YcdVq3LNO2bzulc1ZNQ5s93orCHAa2/YI8HJgoJto+QJImGniHerepO+pEF57CPFf/qLKEmetJMhxWtjHSNjNRJN27IllAoOM6OxXkRkcxUypnaot1WLv+Q2n6Za00p0RGqyhqNlSHnTyXVeGYnyR2olXKuF0eN0bJcP+rwBSZZTBLkNRNlpYTow/pRTHzp0ykzylLUoFKpWdVrl6QNMVMN02HgEuUMES/R1CWSzylqK3lFeFxMJbFxfA7KG0chY6GNouChrfrjGMeMAFoJkyx0U/jhFO+jT9rLlJgRvDalE9uOw2VsddYRAdpubqniRYJh2l4NkcSJ/3rsiWQR0y4TX</text:p>
      <text:p text:style-name="Standard">2mV9BTxY+VVodLv0XGrdHgn/zpVCrbVIeFPVVYwEC6s5IIhK0kXtx7T1XqE+vn/cJ0g3dkNRdlomGdFkb3+4CLV5gsb7ozVsIxBkU3Z8eCWag97jUbusETjWPMsLNBuinH6oPZSJh8q6RxFLYqNDR7rRYrJKiJtkenWUpcys7/cjuC4EVabUcrpoZVBZULL9UI+Uu9Bm5sBVtdBKmEFiuUIdBQOhUemSJoyrAyLtTCZkbxmm8vM808Nobo8ifcaLpTyUdn20X72U6mlcwDHFiIbYAk7ia5gJqz21J41ZNRcnhlbTVQ0Nd0OYW7jURDbsZwSn2zrDDHpzv3mTn30qtfYktnkBfL46E4ZNuQqc9r25GyV3EqRczBXLjF75B42Lk8lqEPe6EM2sy0V8T1u/6mQ1S4elendjRWP8d1ZA+HVFPdRNSsqz4xi0w2uIrDmkhVGAnYeZenMAKtrFfaNyRUe3fef1tRxZzh3wZQR2myceV2kosQ+bPbY+YbcyS6j9LVj56SoOpGD8Er4Qt5ira5PzuyGJFo2K9G+vvbc7SSMvSxoJWkCv2/LOG7dxlwdqiL2SHLTUZUBW8gN8pW8Ck6pxMwATqnnmqxePVaZZvNJA6BJweWAszKTSMUd/ccdmRSCDpMIqy7pRC55y1Zprs1q1l2X3quUdax1fiRWefRG8a46VrdTa5Hwku+cd5dcP+tHChlyZre8NiAE9qvZ6bWfg2wL7/Awx2r3OjbTyP9cyQIpqEczgoJxf3PvOpXxzIpIEqpFnFlS5SBEnRlHiotdL+P0VS2JdQvsdRLhXPPxdIscqxHpC3ovyyTkkOVxbivymH4sH4mIkwuRWrKUaIXYrP5fs9IukaVaFo8q9BDL/i5nkZtV31KHmjOuVgGrCKkiILVOLi8lSR5NtqPJrMjQvlZh6dp0BPOnzhx1yQWzni74OuL3MWe1fj9s6kooPbbMnIouUs3p4QAn6jJ2wZ4qVYKtw4ZuSv/cdiqVobe4l3GJf/569Sw7bA9Tof/NnH95boLR0Q5l4lAdPiNh75lENDrvGl+2nREWrucZrmzZfKtfsXr57Pr4VOutucr/1pTV6rkXeMY9Mt10dSXn8udYbEKnLlxPVW4q6aY0fcWNIsX2KxPPuMuUIsK/spNUvRKDodcXeZN5Zw6W6pKMSV4NDUr7EP21FjimVSPl9creiyAqWYZRslZeV9jyFL0OIAsXUbVDUQNSGTrbMBQrIIdr+IphaEvHM1pvYEFirVtTJsWJs8t01aRDPl6vV4r1zW3GPZsmWcGzGBc3fFSCNqnrDnwfONR4lQUuJQtTuMzyiIryxEz0s56k5M5qEvUC/WE5NE5nbFHd8cnL0JC1fq2QqDIboKiFJulIhWP9YeHi32rXtvE294CvmlbREa/f+ZIfdbb/XygZs87MPQG7/4UyETsf9W/7vGzsPytA2FNnzx46d/a+EURnr19BhwYNMpQ4sGC7iQ7rOWxY0V7GhQc3LiSozmK/gx/bkSSJLmM7dBZFunyo0Z7Ldu5g4hz4Et3ChgZtShRJ0afEoA1L1uRpc2HTmQQfuos4kOpMkVcJStUKUatAewe7DmwYUmFZq2YdnnXKESlLhF+9Jtx6sB5Lu3Utuswo161UgkGdihxpVnBXwmwljq0ZlWvjgwP9KkZq9KVEh5CxnlQIknLeu58Thk68mOzSpUot7l0sWmZHt2kTslTXj02n2mz+5dad254/ez6u+EB3ZXdx48eRJ1e+XHlsk14zN66bEbLXx/9eiUqVjLPrS5IFdaa8Kd6dScmo37ZeSN4oepNHcXr/W9l8/Jsmp1rPr91yU72oAwMPJoZQKg+8yyryrqTyGBRPpZugiwuq2DZz7Sv8GqxMoAW/Em80h+aCCC+3QqrroISmI+2riP6r6r+F+KJOQPlIYvCnk8TDajMR3xooRbn0A++nmiBLqcOPuPKwPuxWvK6qsC4Mz8YpmfJswfcarPG8pJIayzSXwHJLNNFS/PEtFN8q06650joNsSHXauyhAetLskYHFyTPvMQeVEm/MLfCa7SjBq2uqicjQjMoFHlKsSFAmURLsKsA5dFE65jcCcGo3nJKNIK+ma422zpBLjj/f4JbyAfmWG3V1VfrUsimDAktq8oviZwVU//kKyjWSZ9qskmIDmS0LMeIRVIzqcCUE0T/2iM0qEDdys6g97QET5915PmnoKFmzau6A4ElbNHFfBXJUZoIIkuqXzlzqjpGpR0KwYTaPawqxTRlSjN8KyuqoX4DNPC5j7DN0aKZ1MtXsRw7pGhImVZiqkJouaRPxVp1fOqjYQ07C0Eo2TRUWMXihAqrlI9ts80uXbt0oIQwO7GjmClTzcdJPWu5Kb9SHpdn9zoDL7+aMZW4vclQZgxochHs58tGP1Nt3YdnaqtKieh1K6MSLXQotm/a+cY2YmpDrrffrkAHuFfhjlvu/1y32vG6d9dMGi5Nge6SwRUZwjG8B8PTWOubyeoT5v8EbSihRzW2qGsZQ6xcY1vtGlDHlbCAYZR/xIQKaKX3rM90BvMzOtZOn80I73f7G28hwpu2F+mEJFcqXdhFayvM1CLi7FcZ+RI+UcQHe8nAlPHOyMTP7vZqxoqoMvK74KMciztkoTwUu/sGHy/bh5ei3Uaiz9P6NMhtNnPMmEMnM827MH2aMof7s6o7qG6sU6v69EQ3PCVmcCA7mlestDHDBe6AiHJe5iSyLtWASVhhUpnPnlWpFJUsSPaSF+tgFLZQoeMbt7ENcoCTwuGsSm4tdGFyALYYhRXtKreqUsVQd/8dWSmvIk8D1uz+lB8g4m5ze2tZVYxmkZoFRjM2LNrAVjSdiMxuPFnKSQq45S2RlA4nDPSL9FzmEJg9TmwYgWBR1lMswLlFR7xLD9GMdqDVDSktXeEXTaC4EI/ETiJfTNyGagK08BnoLK1J0K32WKM05gsoPKEjUQZVma0xbTEBsqTRoqeptGTwT3pDGmaSEsYfXnAtInMKIt/SleJFkX64i2DeGgaYw0ivlEIU4/qKZj3sNDBIW+PYJjFTFh9yRjKVeZ+ZGvchmnAJPRM8k+5wBhuBTIdU3/iGqVKYKn+8kJvdBN3rfhbE5ulNh3CpIX1y6JPIhO9BAFrcGf8XntH/MOprSmkJAk+DpoY8z0nCAmXA+HcztQjIHlhwQ7eiFE4gouY7pyMPV8DoI4WsbjAx8sqQtNfDhJUSk9KpTD1DSJfQKaYrLcLnHi0Kyh6lJ2DrNKQ0zTSzVHZSeROjynPik7T7BA6n4sxUpsBHHj3ZZ4FBfdACyReUejXLje67GZnilyap8nOKO5TJAlvW0bRgCFtNGqqS2AmfmxwQUprC2iQ3tkQ2QXVEuRuR8/oYPFtiMC2Iah73GkOpSdnMU2+pyDfcYU20nfA4wdlHT+wRHG8uVm6Ckg+h2nJBGyoIHacblqyI9BdNouVJ9asqs9ClV81ERzNi0Rtj8JfAw1Hr/3npQubPUqAJhMakYg0VmmbMFUnHvuaZIaHTY8bKGU05RYpSlBaCgJiRBOnvohdZD0/+hVmBRYhiTcoowqbEMg3xilB8M1LsqDgakeBWapNlJiV1FCAQgSxCa+lnVzho14hM5pIr85ik1AIzKV6HciLyGonsybqFbRGalrSfaPEow6mBz4h2/enSFOwy280EaEiCWVuKCz/VHG5A+YLsYozbW4z4tSnUIVsJq4kc3/hDhdtk7ItbBcSDGImDxd1PRC94SJ7qED+BBGDFFmwavGxFSwb6D1STQkZmCRnAQLJciEJ5y9WlLEfbQqiRxhtOAmrvdBCtm1dQSuFqWQigMv8xcoO+2LK78UgvPNld6OpJQdBeyni+kpAdXTPj+wkOTvmy2pjRZLIzYxS4/ztQkXCIU7mW9adSSpijIzkrLG2pqJHGZaDm90BkZvqZ9ByzBQl81V+Stk3P269//yyurxLwaI6J0CFxeVwMHZCez0xKiLtGsohImJT+BPOa9jMVrGgyIr+y8/DMUxsUYzM4ifWBPWAc7eUQUdSSBOgm1acwxbGJwD3GMnMFDVGKLPMpkDwiLUELJWFqBFeHg+Jdo6tpWtrDylrEk/JsUpWP6YiSkyFiuo4N0BsFl8YbGS7XntlWjS2UlYw8Fp7zOBpN7VHUcW1X5bT3Mwet0Sqac6f/BzcUmVseKSk/c0q2R+NuoQyUiWRdWeXEuWhynia9m7SvfcN4S6aoBtMO7PRoUrRcMebPKV92mUo5PCgpeZmXSMx2zVVm9Hkj8IkJr5prLsywqrv1owAO4R71mC4UswFtKAxOqnojbbUfZ9Z/8x5bXY0k/FbJ7ZrVqDyf/s4NotqYVo+zW5So28z1ZeZrlqWfMag9i9QbcBeTHlIMliUD1o1HYf8gX+hEk2sFLrj39elbAQqkDJOURWMeyItW2t/cFSUoj8/pfI6Ms53JLHucFyOiL4TJkIfLe/GtYMgf/dVYK6ihMtz6glNuxGNWDc5+zzSw96fjNDaNMKC2s0yp/2q1ziiu+J3srA85Yl4IP8eBUf0GBHNHRta4GomznImDGfXkZCUPQVOen69CRZtOkAqb+3C2YtcuAHPj9KDpcG7OPezDivzEgtjCL8bKLD7JiCDl5CwjK1KG1ICIfaoKavKuaKri1Fzr04BIHLLoleqJiK6D4Z5L1rAOI/qhH77mG/rhJpjFHeoBsGYsNcgmKxLMqT5s38Bsh7ZKaqiDUnSuqgAm89rh2c6PJKypZq4roaIPKxomstaLipSmKACpdp5mqSSpM67tANdL16BiidRK3HxtiQ7P8y6QDV1Gv/JmZ+CL+eppn9gotDzs6IJEwmzGvMpnqNgvDc2pVrJqr//Q4eDSDCKyrs0yDMngKNQip++IaIJE4lNKTCBMwmzYQBPVZsUQax8EUACbJUr0488eSIc2sGO2Y9YyS0GMLMgm6xRZyXFwxhFpEXLywgQRzsG8hwCvKl8oBLPUh/GGaTPEasdc7st2hiBi5Qbr4gXVITY2q7LcYXlorPFeTm/eSiiATTU+wppKYk/o7JWuL5VewpqUArBgYkD4TMfs8M/GKZ7eQ0E0otA2bz88ZONIZvIcw6HuZHyST2FOA60ypiCtjb/o57U2TTXgjp847n6wyuYuq4zUIXRYC8K+KqdkDHv0LceqTuUySpWcjzUCTFBIEmn2Z5TqikncSNfKCYj/jDAYQwdG6sKazqZUjmNtfCOFQjEAY6XHFu6+WK+2vspPkGgFd+IBTS6TJq9lUOYg3O+DrCXwOlLu3On4MA1I7IxmWNIgOudz+u4EEURT+iVaIoelAO4GhYmQ6qFshKIawQQ/ECkhA1KhoiigwAVfMCVrnOtmnquH8qMuQmhnRtHl8utl7Cs7IKTMUCIoicXDTIPSEkgi1WIfd4Ip1eqnUJJJIusAa+lY2hDbgM4cYaf8bCzJwsbjFKNCvIfXuuadxAdPHKyfTMY03NBp3u/hcEkxbIwh3+Lp5uT4UoQRVy5FBANfTmwTbQM3jmPFCOLsenLtLA9CPvC/UqQjv+iS/5ZGJ+CCgXyMqBYRPaDqOhiRDlnqPwKPfDZspdasPWlOIWgRWijpJmILoSCJWJTExwIJr0JEdQpCDADABlagBrKgBmoABGAgGuuhCBCgBqLgBR60BpAgQZclUs4iM8nIsWZKUKLRHooABGoAB1JAHYoMOoBnd/yyJgBgQEW0J/DlqhJQqQhoqH7NRIQq8kSteiDjRqZCdjZuNoNtLk7nx3y00vIuEg2SKbAmKznNqeSnTJ6vUuaEMddQMKqjr7BPrhTOb7qsjrjHlP4CDJcqcGq0FhMO6JqsBXlRIjuG6dqHPx9TBX+tLCxRLTWxE8ymE9dGOFwsOqNteKYL58Kvpv/o5tHI79UyyjvH0Mu6MoyQYmbIphoZoh4epSIPpLTiagqhEhYvrUy/yCG9px8M6sroB4oOLWrEFMLwQiwsoEEdNApq4AWyQA40ACG+oVWjIFchNApo9XHswyj+MT8txgJVh1dMlGwYNApcgBo6rO+AZo+GhGYGAAGyQAVSgIQwiR2XEqL4rcB4zZw2RGkYCTw5RefEtKjCcJbCqXsaTeYisD2N6D2F0vPUQr0G0iJ/TYOYb+fChizEC17HTTD26TcVqCjBB05pkyM802dS8FlWchHhrJXe6Dy2imjOZRIBrxJJDOC+QR1ukOzSJieds21YyE9hzC4mBC5MEfoe09z/0gs+WPFgAiippkbTgA1UBOL8xKADPOEcRMEA6qAfXnMlcs9KaCXcmHLJfrHvrC1jvgKLZmu0umge8+RSk/Exv8IdLCAJDLQGVgAEkgABQFQDSPQKLAAAliBtkwAEomBC1QFTq/LhSnHw6glnTStWAMsCQNRa9WjMEmSPiGeikpVvve588lNrJO8ie7OyNpb8aMzMvoco33XRgtRgqaTd0Ofjsk4yqQYhbVZNnBRnQPenzqnaogxYUtIcdWZFxrTLRou9AvYwWK9pLVZ5omp015NxPoql5jB1VdLVWjJI562qhuhYVANUapJUQtY4dNJt0s5kYawZzwnqOKyhpiRh/5BG59YpN+XL+nQEYlYDBi7BCjzBE4CWGAYEklbHe4oO+Y7UcyME5pbxK0HnlXJiKctoSyz2mQCUbWtgCXriCohBBvPv/JTnGxhUQsn2PyYj9vRJmWCy4ZTiXxoCABDgBVzgWrGCFqPrL9loWpX1Wjs291byVIOJu9K1Y1wKRwhs8+iLWCFT/OpFXfWQg+Crk2yYIycSInPuM3GuDSPxOu/SND8DNZXLzWKCh9h1sxTjNYEVT6ike70PG0XJlFL34EwLa95Rw+DHIINT5XQ39q4Krq7CRGDQJm+D2Z6tbaANel+sr7hycd0zjtg0hhdwPZKyQcYPQD6XdU6kGvvBAv9w4BzmwBx+tg7yAkc1Vj0JNmnRkDOqsAWBUyAYL0JM63C/qHfx6iFYwAhgtQMIobzgByoDy5osuAbkAAbil1v1RVhIUkO58kWsKYGtVab44m/NiC5ApAgGlG89VmPbqmJUpKugpBG7GFzlI4eqq3qMzChxGGGxV6gAEmL9kCCR79TcyNOcCkq12SIhCnMGZGvKpYNQVDTMKtK+U65W8oTpKiYszbzMB4odCjWOdqcEMTsHajDW6mZ6kUmKrk1E6lvgB1RCQ9msqRNV6G24CRNcDBMIoU9DEU1qKOc+LB+LbNL6KaC+q8dG5pHVKyoshmyuoAPI4RzK4RLOYQzqoFf/ToKv2EuvqhkMRfKWp9hmCuqg/uHMqJI1VyP5tDjAUmJrV+AFNMAf5q8e5yuBkUAD5OJWrIlSocJX2nIs0LEgzq8d2CAaobJt+uFtZ/AF7cGCMZgank1AyoZS27Jvl9AnrCkhQJhvuzoafeCsszYrbtBjZ8YlXgKsfcAHOjQrZjAtivAFU+NdruCCuggwcIREa1epkNQN3YslNbOCsGeJL+uUUhi/au6j4yQXaZEr5XBYFjcopChfbMWZLedNnkrBLBcQXfKZc4xlzg0R14KMni7DVvbDvhiOTGfHRG17pMk8Ppb/mnNtzq5kuwkqfCM6J27MYqorBQmI3TGdyDRX/4pP5UKXqTgPBuKAD8bgDXDgkAPmVnCWkobTXSUQoqiv7zj3LaDWW6DjC6k2jtAb5hRxa6MABDRAaGk0KSsDV5casGSMB2HEBg9irvv6NWJodiry9MBCIzxWb2uAb9/KY1Vmo8uDGqvRHQaAbX1ZBm2VO2hGaA1iB2cnVP7iJhi7HuohO8yDJWxwZrS6r6WmqymGRWqihLpaLde09wJTYj0NrebzXF1Cf7FGTeB3ceVt+XC7WuQEEt3RI5UFK2IEZTVavskUUZwG6i4JjJG0pqhEAcHnYQyXOz+md+u43DxrdUmmH3I66mbilhuFxOwUZAnLOI67KSC6hQjCH/wcev/tEHP4EuV2Sp6XLiU5RD6M0MGg7vHItB9gAAfMwQBEIAVwwAoMIAyuQAOBK8so70A4F626QoiV5aW/Agv6ACx1pSphZ2AlEyP1qFVfQA7cwMIrVs4sAgBANJVBK99cQgy2FgQGNAsKVAVg4ArqQmJssB6APQkG1GsNNBtgwCLKwyQsOIQXCr8P1A3w5UaEmthhFUSzIIOpEbHsIdh1FQQ64ApSYgbVoZNXIIMZtEDX3QKWAET1+3oEQh0A1FVf4EDXfTY6fUF2dgckYAZKwAc2wkruVbWgKVgWHXYnG83ZtWH5cmk1G0wFg9fOMv6OZ59PE+GOWD2mxKcuOZ+wLiz/r67WLDszpVs795D+7NCJ3tE8qc02k9hpLxyHNtqLSs2qy2NUyE5PnRO5X8gexEEe9EEfWKwnn7UbZwolW7bXqJChOk/RgwrLP9tMObgsdvYDSOENLsAC4oAUDGAVaDbw2iqCCLY6Xhvp+DKZmCY+3IHx/NvXCUnu3DTm6B6/adUGkRG0pAYnlJqp/VkgWGAJVoDYwf1Bc1VEF8Qn8DsLYDUKCvQFXqAD3HI2FnRvNfgmcFVZa70daEyoK9/yKZ/YfZn0+6GTQVRXuxYE5IEhFB7eVeDeDXRWO8APBhRWXSBBOwTYGzQL/h31swBB20a5umMJQmABykACzIAJqMKj/58scsf8cmGTdtMec5vY6phUm5vUa/zOmz9dRVT7o9k5b1yJAtPHAh/c3I7yWzcYnSdpkDIymresthqve9s0tisFINzZ+zbQnjqDCNW1s+dPnD509uyhcwcRXbuJCBf2s1cPXUeJ9Qh+68SGZKd/KFOiZMjS3hUfKmPKnClT3pB4QzS8wYlTgwidP99oGJIz6DuiQX0iHZpTqIhwfdZ9Cje1KlWq6zT10cpVqtRwXtfFWxd1a9msUMWqrbr26lStYK/2cUuX69y3nzRNxcFKR4wSboCQaHGmhFmwd6HalXtV01izmrJu9cqW7di0j9WOfXyVrCa3b7wA0aCXbFrIZv89U8ba9ZNkvXox1HhB4sULEyYmLKpt2/YHn1Ghuv6kQsoDEh/cjB2uuBQIEw+kkKgtBTruD0M8b+2ABPoE6bZJXFdut/iDQ0PCae1Q3QQJHI7J5uVufQJ13LkPpVrHf10pJMa5hwQSLxhnH3xR/ecebuLlVmB07X0QmVbmPfDddLhNkBsOT03mWmQfHLDBiE44sFpeqNmlolebvZbiVpiZlphpU5X12VyHRcXZYVb12FaPdAHJlXqauajii2ShFVyNip1V42te6VjkjdrRCNVpkX3olVb8uRbPZDY6mWRqieFIZZmfWXVkmkE22eZwa30F52NcVukVay+uCVk48Yj/UxBBCxEk0EYXUUSRRBERpNA335RETEk0seQPOj6g4w9NmGb6jz+SxPPGT0PcgFOoP93wkwim3rAUUUiFOpSpQOkU1VQt1ioWVstpRlc8XKHIlVab6SnsVp+06OueQHqpVgdatNDCGBqE0wERhJXwJWy29krVsNzmWeuaKtYazg2iDcEVr8cOmW6ekMVTbCkYWAfdA7jRa6F3JLwRjgjxjKXVJzZUR0IcTfZKFgYdDKXBwiJ08JyFOKhHKwYCfwCDBvFcTFYfueoVsBT6ZcUedO+tsicA3R1nMWlQxWuCHPuJ9Q7F9GInwiefYJAydo6hjN97I9f8xnP2mRsPe1Ic//iTBgBXZx8QL8bzwQIjblCiG465JSeLJ/Kpa7Ja87oVum6Fi6uKPXarNrt2fcI2jG+lmK6xZnu5pq2bja0Z2vFtRlWK8eAJ22Ri/9ruWuGuzSbY6yoOmWVdFf42t+voY88/HyEkUaEYEepRQYmKZBIb39DkD0tXRHSppqyrdLo/6bQuu6YRWYTo7RBdVDuiEOFuTzuHHgTRRptPVBHvyB/au/CIMn/8QrwvBJE77lzRwQdWlOADMe5YgIMVBqyy0UGHbl578Ij2ozzu0iN/fEXtF1TRoesfpHs7KazTzenqt+P87f7jXfl6R8DfoQMiYvADAqJQgwauIApZaGANov9AwSioIAVXUAdGDGgBENRADhpAyPwiUg82iGEg</text:p>
      <text:p text:style-name="Standard">/ejHN+rRDgskoYEa6J89EvhAFWRiHxJJoQ/6QUDddfAFLkiBOixggwYGUSEVqccQPYgEDWjQHhupxwAWGER0fGOISYBgB3AoBneIoR0AQEAWQKhBFhiBgjXQADpcyEAQuEEdRQBBFlSwj2+IYQAgiAIIhEjCFRZhgWk8Xe8k0j0c7EACMzBAGARiO+O5b3e90535fHc8QkJEIQehpPlyNzxNvu+RBfykKD0JSkTdzyKoXB8UIYk84k1Ed8TLZCcjspFGtlKEu9NdAeuBO0ZGZJWVhF8oDSi/4u0uer7r5SdJOUr/VQ5SlpC8CCzTV7xCtYMgm0NiAN3hOXsYCncd8d81S1KS0s1EUpR6yexa54NLMWSd8EwJogwlTm66Y5v9OwgvCdIRXgoPeFAUCEX8+buC7JMjn9tIPjVyT26SEKH+/JyivJlCe8AgDuYYQxh4qI4UxEEUiryCQn+nEEN5biEBLCg/C0JPfRr0pfocZDhJylDpCYQgWHCDKjDhSIMAVCSmpAj0+ClRhN6zH51g4Sq7Z4MXNFGF37AiOq5AjN/pciEAYGIIBRLA8f3uG+44SAo9YsYVvEADPoCeGACwghq4caxQjOpFeNm7rNbgghZYIBAx6E35+cAIDbzgFdnABoXg/9GCKThgPbIaBSS4wYoK6ccQz5hGiZixgTggxDeIyMAO7DCMNegAIexBxAZ69p7Tc0dZs4CDfUBEUf77Bv7CMYp+XFMd9ITIQe9ZUo8Yr58Iga09gdc/22WTuLwFaG9v6s169m+40H3uQpNL3YWWVH3TBV5RyYeRQ2m3I8zlJXR/iyjwrjKfPiWf+j4HXKFSFyMHEVQtkwsS3woEvPXECFHNm7vlTld9PrXnQlcJ3P0GmKX1XKU4r+vQ/wr0czFlrncJKBBCEhMh4URlP3u3QisyqlEnOefrare6eJr4xJqaaQGj97xRKlSonGwf5x5pYeZZ+Hjc/GT8EuVNMVgADP9zMIAIROpN74F0FegYq0Ko+c1/HgSanazlhUWpO5FMz5EYee0qDZKCPnTjHyrdHfHSCxJcBlOANwYeZ5EAg19G5Inzk2EHPwgD4d3TmxZRh0J9PIAl9HkJRQxtWnOX19nc1QIqnCchVbhGKg4gCVmwIAzqMaja1cMCRjBrB3gokUuGMQpVtOMAHoiDFBBDkj5gwRJWMEccljWNV1ijDUD92BYi4K6ns0AxXgDC+bbjIndc4AV7N+Ysp7m8x5OycY1LzYhI8pMD3eCKUWnKYVo7mcs8czKPeWZbmm+kADbus7fcyfZlDsC+LOgss90++ClYmJUm5LPH/e1jHhea0Jv/dvwqyV1uN9uW8HvyL6GNbV1e2JVGzUiedYfJdgskk4giiEfUUUKSPIomPniJxn1wORR7/OMpueSCR07Pb65UUJpLSEICaLuDHlSavxNwQLEbkfFG+yNRVZ8GPJE9H1wRIhaIwzlKgOSJUM++9Qbwu4FLPjLH96WCWvFJUavdmtsup/IAc8ADiMRfSjmK7PXtyyeykYFyFoS6zR1vC2o+0MqhzQ49oPTqsdYiRuEFNYggA7XIcWyudYEUdKoKLHC8D6sPtCCQ4xxTcKj18rKFTU1j7mjpjsMO+xss8AOrQbCEznvez0lgtWjRUVYQcpyzLoDBRv5419H+EYiPpaVB//qxWFa74LGG8u1CGp521PL44dodaHBZal+xG7SR0mw4JgPseOMDFbgbjv7xDwrU54vd+AXGMIT7msn1UiSm4CV7k4uJzSTP3KTAr27ud2u8knfSpIt++PTbf326en3tys+vgBsK7vkTdPkN50vJh1zEdX7Y5X4S9jnEtkrQlDlalmGBwhGWJjol0QkhJhMZ5wM4BBElBnIeGE/l52+bBEy3RChLRijkRlDDJHBw9mZu5lPJRm4IxRHucFFDFwaxVhGSgAN8EFKMQnvEA2ACF1D0VzsasWUy6D4EyF2+ZDwROD7ukAKa8GUBNki7VxDkw3KsFEx3Zj5DtGtvd38H5P+CJQVFcVQDTdRbBDVDmjdBeYdGE4R3nsU5XuRCrPYCFQQCMKBlUFQPRVBEIKACrMZmfRdNusZrTmQPPqBeU7R46KAOmfdAhiZBDVRBc5QJkJhpctABsYZ6KfA7rKcClcJYICAJAcU76MB6QURkkrRk5+NK0WZMtvN17NNsycSEyURvw7SFt9OL02Zvg5RtIkhtwpR8sodSLSY9R+hKdGVPmrNu7XY7KLiAMKdL4kVtPmWENDaNu8NgMahvvwhfA1eLMtZDy+dMzSOC00SL4ieO+UVTqtRvSUR2ITEShGVOMrFxLfGB/AhPczV9xOeMJ8d9uISLS8ZJ0oeChEJf2NX/dc7IXfY3KNZjCaJAD2RABl5ABnGgkeDgCaRgABkpAhvlVSOVUgoZkCv3dNlnf9U2gAepPJWGdWBmSpg0ebNYXgDJS8AlcsJzaWIEQrrjXt1kO+3AejWwhwMkTmf4AnqYQRdxWVnQAQuoDrglBjBgBDZgVrMxR6MlEQRxhjgAA1kUBXLgBucTQJcGAry2aahUKH+EWElWVi+QBXOJh3bJQIFFCP2QeWSpRqQ1a26kiHMmWvbAeo6VRAb1abeHZ8wVfwx3hL/HdXh2jUxHfNJHECXpfMO3khAVdjpZf5ppfdQHUf5nfC6Fcpm0TfRHUOO3ftUme+jlX8nFhEhHmw5V/zyN2Y46+SeMaXzKBo/M95DONVy283wB+UrqlW4KFoAy5GDtp31cFWMAR1LauGFHuGGhMxBsQAyd0CgYp4/q1I/iyTo2JnVJGIMKeWf9F2GhJH/cRWHBeJs3WWbfYFuk9T3nkJ/nIApzYAVzcA796QmiIAp8oFGFVVD9pprfdF4K5ov+pnwIMUBvhlIH6U36sA5ZR4S7E35NZnChZI6SpD5M5VQhBJntx3VYdWtNBCi8xwKhd1emGCjtsFqexUL3VEKk0w6d0EJ2lQVI0AGypUJgREUpkFdZkAWr+IjEZIebuEKNgltXMGqgllh2pHlzdDqDBhLfcAXcpA6Yp4lSSf9aWbSY9gBaKkAI7mCYe4hSnXZHNSRE2Eh7VrUQSlRjHoqM7VNs5LZvaLagtYhtyFNKwchKzASo4XineVZNbdmS78amvcdSx5Sn9iZNyNeWixpt8VZc4zhI9XY+zbV81MSpY6ZJ6BhlJMiMWJhyvlOe2ghzxJZ78id8H5GoNhahBcSi10QSFRgp/oBDLzFV4xmsmIKr+9ddRdVeRXhJjCmLEfh4N7mQNDdyE2pygao+KQAGomAO2moOVsCt/TkH5nAOVpCfJYCDBwRjVdd/XuWe6UVyNAdAbTlcL4mYBCEOGDqTxkeNW3aavHlQsuSMHpFXjdVmK0eCulMP/XCGK1r/Pk/mQnkXpmJVD5n3sJVyQEnGUQpVKWwUlZmAWpuFAC9wQWzARlPKcN5kRp3lWlT5iJwFl+pwR3mkAqpgW1foDoxCaRSBsiCUOoW2mP1QaGfaQlkkaJI1EB3hoqblWp/qlVEYDlhwrrL3Sg+pcuGHrATFmf1XfcOntVwrgQb2tQBpYNGnmdkXXpqzTREKnfSXezHFrMqHnMH5nE2Hi41nhMm6fwfofb9lqW6GXrOZXtnVYLMZfMsadbPaoHkrc8h1gKsJOkQ5n/NjkjSlTQtXYR4RVRVHEvgYExk4KYrYgcIauv+QUpXUfy5WUNK1dJP5jCo3t70IZXFHgi7XP4cL/5GbJXThow5XsLvnSjwwFqt4toyoO46sJK9pO20OBVDHc6EZik302ZvJW0mPNIDaiEWI6GwuiH/QU5RgiJRLFbAvFJUcNz5iYAR5FJUWsZs2S1xWNKPhS0dappjUMENhFEFBxEtRxAKjhqSq0A62hUVRwGqX97M/2QFeaj8WwXGE9KUrsIlAB5husBCs11qqFXpI6ga+5wNrlUdNRFHm40UYsAMHkEgXQJUeHIPVuIAsZkyUNH4rpovEW0oyTGO76KAF9z4sR6nCG2OIS0zbd7ivqW7UBHP9R6lVmxEEZqg9bKvFGqosvIUjFErC60rmxsTahku9OJTTura8GaLyd/878jhXr2WzFgcpItYSsSa6avwPSFS2tvqZn5l7yWNm5QiBDPpiNDdgcGt/x0NXn0mp3NQPKcCDY1AHXipVv+SQRPy94/dkI3ddt+SS0mo8YMdLMmlpnzRSKqe1/opnE/pkPtlYGiBxDWZKSBxHYzTKiwZFmfhAt5dJdnh3gpZDPra7L2uzp5dFZ5VW9blEd5VYM4RHgfWJ38cGbxlaaJqmgJR3VURx+quVhIkRdGcBRdCxpHdGOytrNeCzoCVaYVVoSPqJ/rvBE0RH8wWDHTABEiABZWAGTDCDpBmr7SeEyFWFeJu8S7ddYZuT7LXP0neZpQnQQCV82IS2LDiZ4gj/q9q3Sfy3dvYkfpKp0PL8S1dlq+dXTwrqhO8WPQ6Nbo9MgFRnc88pfG17Uhahfnj8ty6VYdXkw2SYwwElTgomx7HlPybhnTORgb+acWssupnDPos6SjUlc5WsttC7rBB3ZWC8b9lXZiMkVAhxUeBTB7IHgzymrAKXmSlMvNPzXM8Zjr43QFF4r8D0XgJ1Um5mniYYogbBRk0UWy8NiQCQBAhgA0ngQXcHAjaw14PnA9z0dxDkVgiQR3j5sHKnWpnWQHVtA4l3dy+AAargAxxHaWH0AqV2avZQVgykAlewQgbhombFQIPNajXA2DVQagRERHgYQYlnA4Oddxd0aq8W/6aHeHsX8Xp0JBDl21Z5nXiEHbK4x7fuAAaHVAaIVAJEJnGKqsNOPIJ8Cr0b9Ke7KIyjFKjS221cbd0jKELMzdzLzaCSFHUeGrVJKLw6rGFIJ96plN03KU2t6dX/Nt6a9D8nSamyyK7rw2+bir3Hk5y9+ce2FHzvI38oGF+xZY/dyav24Kvt1NOhq2VAZZsYDYCBisWdNHkoeN4MFa0NJ29ddzshOFNlNz1DhAMgtVGdQ1HedYIISpCwKn4HOG7pOZzAc7DFuUpY0Aej8A8YMW9lLY6Yy5uu6+E1x0Zox0hsalkWPJdohHdz+UEaUFUWgWlu2EBHelcWjFaydc1tZf/lEsRAQXRT/tMPn5YNi5RDz7zZVOUOlGYBmoeXrK0BqkgNF0E+DgtBeHekkXZX8zujlBVDBHzBjBKK/rAQXsRWlBiHIYtBdBqhG7EERLDOB+DOUPs5Cs2E27RgTudc4L1KWvt0ohnQnllUoumZvGmcYqt9EciurouaVpybwTeccOuNjWzRYla9zbVwEIqL0injDWXP0nXP7i2Er26ZjerppAko2Le3Im63HvpgaxevxRWUZJco3FRCCG46LFEpLuHgwuqAsFlQ4zZI0Cpzo4mpayuO0OSCA+d7+kV+M5h7Ygw8gzzVkjVjDOipYnXHw7tj8Ufs/7OC6ZhazKt16Ff/sJnpb1PsezMnsE1kRZRmPCWlaqwW2BHk5SQKXir0d10uByoAA88svo9Id3PtQV7u8TDQRbWDSXm16JJlPK+2iVdQj0PUiFmwAoIViouUYGLqQXSJhjYAAy/xlJq3iTvaQbQ2EQJ7pl7aDxpsAcLMQEgQ9AL1cxf2sulcBjOgPfve0ovM1j2kjbvzTS/ui8+tbYPai2qP3ded1tp94Un5uMLr9XKPmJzEbZIUjWh9ktL3dAhsSb6Dp7q+rPu3wsu2bfNEjYuqybbUmtPdhLJodcAHkQVx3pTnyYnP0gWRaPb4KBcYE5LiEhro7cG6fObF6h8tcIN63fk2xQ06nCnt/2syyMfhXj7XPhG4ZRBQnekxbTuuy+rt+uHldtITLq3N6XsFb0DQo8lNR62VKXC+9NA1J18rNE05lMge0Q6SLXcUN4bEg6N6ZhG/llRKpA4qqxCE9VoaxCjUExJQVLMsVCkV24e1o0KxFlYIa5/xNhACcQVsABDo3NVj089dO3sI3bmzh86evX79Gtb7xtCej3oH3alLqG7hQ4v9PNarZ0/MwYfoVH77po6jwHbq2gm84kNdP5vt3KGrJ9DnTqD2OMocGlOnQINI3UlkCtHpzJLf7Enl2DOqPas8p2Ll2TWr1Kwlr1rdGtar1qtSpe5EmJXhUKFxd/Z8Gxfu3IZLgf8aNMpQr9KYcgXabZiy8MyHM/FKHPtzsMOHEmciLmwwqUallg8SNYoucNC79vBW9Vx6clmuPaFuxavaNGSJhQnvZWha5lLDmwu7U8umk282/4QPF17TuA+HxJUvZ97c+XPoz6Uefn0asuGEnvXy3f7Xu2i5hB2OF01eqGKfJR2C3coRd+fDE53udKqydtym+Z86NczZ7+PCzIMMwJe2Emcdef4hzL2tJnstQKckixA3h4xKiTKY8Kovu9Pog8khmQYsD7zrSoKQvofiks2nDbvKjr4C+wERpP4w7KlA8gKTaDyFHPKwIdgMc6gniNgq7BvyOEsxoR8bknHD2CQ8zUH/hCoUkjLEBgOtvPtkwxA7CM0DM0wgyYRQSDRF1E5AKjn0rDIOn3rTodjeDHNH/iBDSD/GvOKKIaqyy4u8IJnaLLC7+OLoQjhlM3MwKt+MtKEs66rLzALzHNRSg8p6s6kqixwsQLLo5Kqdir75rROWmrPHHx9qQqem6Gq19VZcPSNqtp+Muu0yNVdktELTIpywL8mUpLS+gwhNDLIC9TpvN11F40vXKv/Tlsv0tEqxOv981elaC49qSB8EFZTsQcfqumpLuPIKLK9OcWuRLtYGC7EkxJodUbWtzgJxXKey6qjBNblKbFHEfLU2siLrvAoyqhxeE7OIH6ILobX4Ujhg/2stalA2okx9l8vP9BUsKKAQHdevy/Y09rQ+r+IIrLMaSys1P9kjK6yt1MIqaE/FOjK18EKrisuV0yuvpJuRxguvQN3TMlhTiQU0IdQCtUhEmiHsS6nzunv52pUXjAtfqdZ1EGip2hpM6LDrDJDlXhnGFsVqUWRpKlWJ8c1Vf+zZJ0V/cFV8ccang1hmmZ21si9kD23Z6i0vFXHRlL6jUCPNkOqIsh3nmlNTD0vi01gJebwJKADRxG7GQTm2B90EmQ4q7pnJc3s/tDOmdGDSLuRRU7v67fOhl0IdkjzYD1tUIqsPBrnqYf+ETNoB1eP6uqQEdfEhqehsksXxiXRquv+iQlwYQlCJbXN1PDccfnjYt62eUITOFHD2R8lOTNcJlgDplSaZua00w5vf9zaUJcPUCYLVMRZ7cMYQuixQReaZDGd2BRqdBOZ49yugYVwDuU8Jij9Mq57/6FO/tL0FWVyTUeQiE703raVYFWMJG74BnObESojGYVwRjfgcIukwf4MhywWdJSw4maqBhpqhZiS4QH+BjUWi+cy6mDe0xTCJWtvC29T09KlDeVBcMikSYjiHBTfkrjoDKqNWLKWyaIXvPO6JTWHIsjQ+HmpO9hqPa1rmr6FJaVdFghj1IPahx2mleBkzmVYuphXHZdB7RBrSYbZTMIpRCi5SvM5fkAb/F8zhUXf6etkej6KRZSkwUmOJi9Bw1kSe0fKWOcMk0eDWta1IhGpDu4vKTHfHJeKLbZ46JmoYhLk0PfJFwSRaoESUot/l6DZk+1UaLQYeaEJThyfc4dCyohiixa8pufmJXDSzLERBDJxHssqqBsccIfpDJRc5Yj/9qa4XysmGZ9LMGsV1yHaikkTYadJt3EkvvcyrM8RiWtuAlC2f9CmBrDOWbQjjv2/N7j5x60oK0vWntXVlo1WK1PwoNLpGcUaLJJRNy4gXKpRUykWOWVL4OqU3m24tKBQdn7RwVB7r0Ot4zysb8Ug2oq3kJU4Z3BqeMISQjf4OhW0akPPEBzVu/1kqLmqiTEijeU3JARCkWBNgbUIVIKymMKm/k1Af8dRH2dj1SgJdHzBJw5A6dUl6lQMWbeZlqmWhFa6nmmPYSCjWRT3RfZ2bTfJCtNLrUCp6e9qLaQBLFDYQ4zffaM5x7EHEf6Z2cdNBJ7yQNjG1CmuBkpLrhKw4OjaaKjZsPFP5uLgXY0kVrF70UP5W6ZfwKLJyBo1otQb1ENwpiJT9CWu7jrubw+omt0/rilB7aVEfUaZ46CjK6Ujqq/CJ0HZsJB2jJBIoIr10XWIpjbve5F317eg0mv3ddLTiyALJzLIh88kzWag2A7sFLd1iYO9Og8utIWlnuNylLpFWYV/mkv9oq4ma0BSq0JJkzjGarOVZttZhBG8QTVlCj+pymVlnOdZ1OtmjK8O1P2TyapmyzFlUeTalYgW2ad5sXrWmB5LBvLcnqvKNqoJ4HIfsQ7VTvhVh9OOglEBvuWqUlncS+tHNLYmb0wLM51jso6u52HwptV3dOKpAHKqVgNRdzXvtgQUYjOIfPnJnTuX656wqrDSc7N+H3jrbt3YOPu8xn8zcRVkYz0uP46GNUraoQWHWC0B8Ji5izQue/IVvS+spDEdkRtUUPnKrQXawmyCoqdPhi0GuZdP/FBtSxf7PUY4aD4yp26jM0tVNDGR1qIw95wdmNmxv8+XcwIMnvoHEihr/SZkMpQXsQgOQ2cKOa3uRfEfZhQ/NxkXlVh1onnrFUoYLfAlF6mHP4DCnJvuYlQ9OS2V8Q4ek1zXdVfCU1tlhibaQa+OvIkZIrB7wbi/qrptn5N+3RjbHdQzKaYRmFowPcjfMS4EmcqcfELXLmCKvy8U068oRS5KYGqajMNs5I3aphss3JJ+n3tpeshyzUKA0pE+g0i0NFausLY2qVtCDomT1eeSQHbLahtnvlEbyyjxXuc56ifGifffFGN4Z3Yg2TCXGsLtDBvrYbcndCC99oQQ1HgYHrdK08qhYXd3VNs1W94UqdIn4bSxqMlhnGsZJQqnciX/e6dnH9OtUU1ky/3BES7hXNcQHict35ZcjrxTqh6Ew6SZhjVrtL2dqe+axu+hcKSoVqhIvbnylZdoIaAp6MV4GBGAY2/YmOOYOb/wCHl+57fP5zNa9IT0z/JrbYI2ysF9zNp+nSfYysolIr167NFIZGSR5djdv8YyefGYkIR02kjrmBtV+Gvjq01E0X/oTDK4niOsAgpT2awXp+Q5NbDdHkuB6vd+K+oc8YbMzC0K7DUGRPguh7gir0MEm6jCrgfuvwFudx0oaNNktqdI7lYk9MROzePKol6qlqWiH0FqV5iicwomVV7E8FRwO3yI3y+qML5GtvdItV0MjRZmMQ4GT3QqVyFqmBio1B/+ym/vAQG1RGYD5OVzCOruROKFwB5OSIyybEePau6XrHz6Sl25ipQ/6qRCKLOyCJmhpE8DCLeg7mNsgGLEppK8buwZDwjfpwXzRpCB5v/IrFYQpuYMDJ9DbO6FQpXAyJ+2jL9PBP4HKIWe6sKIBpl/6pbPLOPpysVsCwQuiQKuhKrIjsaj5o/ZYQyqEP0zjLttZp17DjrrCDofRje74KfEIq/CAnR2rQbcYmSkyFlnrMyvaJhq6lNigG4FQC3siLeaIvMKBjBVcQXIBtNqzsZc5qFd6JbH7mrshFKMis5zaLgsUpwYpCmszlN8DsogbK/kjoAjLDhebCSzoAz3jszP/1MBSXLWG2DdLApOkyj7noZzJmq+d+g9RiTY9ObIksUcu8p/2WouPAkIL6ar4ILXL6cJ5IhQTSTJQ+pb9arU2IbpsYrvFep66IELJiUFdA7gCuib5k0HOkb5wc7WOisCZSUiuERarIqBlo7qT0SEe/KJttJzCKhtxgxKX5KsTKsSEQ6wDM0AMcUEymsPU27UKGSXOUrEk6w17gjwTTMFitLyXYL9+g8A+0rUKHD+g3BuPuUFGyRbqoTQ7KjZbC5X64Zw/JLyzsDhAtDr0uw/6cIfoSsk/pMK9y65O0Y4bLLe6c5mSfL54gY1m+Tl46rzmcQ/4CJOZyESVC785Igud/9JEEkusFXs72LKo6OmOn7iMpjNKVTq7caq6OXzAU2OmRLy4nhkaDGvEBUtCPxHANTQaJVI7VGM/OcxKsFomgnRLKEI0p3E4AJKf09GsZmRMh/pDdayuwgMjuGuTQBGaK2M1Owu1iEr</text:p>
      <text:p text:style-name="Standard">FgHJG2yAYg/gGivgN0QLG5RgiyKC8qsw3HsOyFdlIe0SvBPwgklMxIGy5ULuQw6wM9ovE6QTFjJGl3sGOwiQT6InNvrKzA5EEBQmKn+zG3lsW8DwQOSKT1smeUPml+JhENJM2POQf+qiURNSbFYMTsNJHIHQxuFqqTTy7Ab0O/zKSgUoh+fnK85s7s8JM9Qs7pRkRdIsm2v8DSTB5opCUKijCUTgJNBbzPZ7svxwJkq6iINvZJaHKEz4kTZSCC6FpUmmiQSrBjamr0NliOg0avSLkQxpkq64quQ7i0S9KCpb4jXtajnkTIqpMT3zDHhDqvFQTUgdUS76iGW9iEtcjtqbaFPV6kCJN0lXcyAMjjauIK51BDbtJEso6l5MSPmSyLsJTRYPIvX9IwpUZG+3yKsMUofHDDddgoOxMr6JAHkN01E3MIELEmcqMQxBcFkcBv7hUQ/SoRJVrJr1rxfnsphs8pC7SwRqEy3dpzUVk1tV81kUkx9bsTycSsdFwzpSaUp9xNkc1poLEyPpSqQdFNilCnVOMmQ//4pULnCcsjVWg5C5/Q0lhw5eIUsyxmZARkYwcBBxUabLfKMHTsrcrQAcfsNN8y7w4AaByW1Uia0Zrfbn2JD0aa5nBUiFVBDuugC/84BAvTVYHitgfUSwUo0wIlIq75KLL0kDyY0BfMaluUJCebAotfcPXQh9mstle6T4OOjJflVUmNZ5nCbEMpBY1s1A1RLH9KZNQmpFuIz47aTUAbUdbS9EU9S5rdUojDcfgJFD6Y76GED0omtRnWdkZ5TF67MgziqBk7bHSZAjxqq6u0x5XtB8NKquVTBY3q9DsKSZ7QRPRBLcWiS3pIREcBEdSm4qlAA4nk7fJk5VYMVh8o9eV/5k2gmMrXks2c+ugZQTLI3WqTelLASshRCumL4ImV+QlZc26RAuzDbUHCVWX7Ukbt+SU7pMKPNOzZtsWJwKrL0EjCALUcjkez1uzYVsWTYzEqIkRWhRXPrNMJmpA8YvEq6i5o/MJDwPBtnS6djko7uBCXJQgeXUTXFoaCtOw13TNXbW6R80wCEOLTcxLuf0yvhvHtvUT0QzO9oqaBhLJMwpKGbK7ywgdRmXLykKx/uSqalq8+Fk1uuhe7VxAQ2ERKpoedWg8VvGhJ/OBWHEI9ITc1BIdkFPYF6xX5qoxvdw0asmNwiIdRtMsVmJYVVQfyGGjBRY+YdEcMsFYXgQYk/89qaoSPCCeFBtE3I7LHbYTRWlqMZW7ypUbqs4ZswGiMXTwmnwRGwTK0HkyQDbjH7nTyE28D7Z6UVYzjChcNtir3A10TAgBKzyV3RvdEZHU2lyjP/nLFK5Nv/FrrOOR2uJbobzKHuSLE9ZcJiPZlPAoX+zhiHViyQmaovcoxBsFUWsDuFkjudgZSTa5lKa8D3Tqh3rw5E4QnH/FJygrHA+eMvYJj0GurY+EvyvaP47t3tFBOEHhHrkwF5kFKeIqLErLYmeTTWaLRLHlNZEpkLvEE440SlVs03a4ywGs5JP5u8UqxcZqrkLDwWL1NCyrmfZoTZ2bVWp6OJQiSEKTu/f/TEBsKV141RLWcGOKy4wHxgxqGyGErU6zwKBqujq21TBQLV/XiFvkzd2hdJrZXZts9WbTrMUtgb88QQj9hWQ+TSD3DEzG7LJ2QpEPezFlSknGACamQMtT46UJq+IIdisjQ4yKmGI2AI5OcJV9MM+CPeUP7j1yhZcu5F7LGbOM5kennEb30Q4buti/fCWIbMOUnZStHdr2bLadsbM+eV02e1epfZzL2ojbudQ0jEIScmjoHOBVOhGy4em+0bQOZZSAYxTJParVM0kS6k2oimgA4Z15DC49drPQlZ2etI/IdOdV/ONWLtIhlZwnAkLAzkyzqk4bikkv+sRa+9n13Ged/9OpZFLEdoIn/4si4+m2dKbmIN0QbYwd0vNlERsT+ks6k44nyrAKXxTPeLs8f5CVh+hgmT6i24znpv234kzDx4kTiRbLgjJnedmJGdmVPd0rzgrrLZpCZp1Nrjk79Gsrs0wIl4VZaGlU50wZqaKTenhdWtI7RSnUMzNjiT4b8dHcej1b4J1GFt1EGqyZ08nEpwFBolrGM7Q7HDTL00W1EqXEISvWaXsn9mqUIBY6rePNrENk9P0Z9x1AkmJEv3O268XK+KXCEGvne25n9rhftGqvrYlJNOWsFbZv2lBF0lUl9QXBJKXNcyo2vtqlVQarI1vm0jFVngBPHyJBxh2ix/+dbX+ai2+w2zm7iXqoxARWcEIOPax9LuzKHxZ75AoBoewssAYEF28k1xveIiDkz0/mDYpAFXcDT5bAHX9QC/CE0j+VO0jkCnXwVJPcKL/WnviS315BksQwEbszE+9lRd8RH4mkDqF14i/iHap9Wjns2prUqFSLj5dEalRpB+QAz4EIwk/2iIVYisk4iqjROT4cpZDCKxkcEmIQiSEHUj6tITSrCLx2zP9pKXaB5bmqDGS7ohQ1t1X2LhBNpWgVPa1GtL1qx8PE41Xv5RK1ckbddDMpzm5jSkbynprxRX8tQShDB9nmccaxs/UQDvBMEZbIr9gqoVdurDO0ZoObHB//0aPPTsk9ZpLPqLYnzu99/kmvY6vJAlvoQpDCIZ/pOGEmZ0LyyIjp5sQ0s/DjkQd64IdykAcgXheXqIcq6YdOWHSG7T8p8UvdPSWUKlf3LrSsPLGpGCFizenjw2jBUDC3KyPE5AmG15Uhfxh+UYknice3uqvAWykNM51GDMFPPoqe0GegMYuA6QfF8Ag7c0SDrtal+1VNhXPwOLtrjcU/ZOgrwmdhS+qb1pZWAmB5Vhsp5HmiWRqZp01aRU2OMvIeMy5JceK+oRieUIdQBqJghOkroPZ+upl60Id4gINzmINKoAQ+OIcxiIfC6U8Ev+exM11PJFJKS4ryWpigpl3u/+Ni/WOvp7XyhcuUkcWkT/WHGzgHc6gEc6AEz997z28B0jcELyAE9eGdBS7eBh+aKW4HLDipWUd3iDhaeyB4c6AHeVC9uREDAEiCJRhYmWkh/gkkrecoVYeY3Awz8GJAecqX1c1IPzLEpgUfzB2kv2EJlVj7iYAWdeCJg2iHdvDkKSaSO1foi7ZZzM5tv76/yxURewkxhoc0vCaqPybbIJYTzIShrW7zyQQIdPUE2vtmz51AdO7s9bOHzp46iBIR1itobyBGhxofNmz38GM7jR43eizJkKG7hg01snzIcqTChAsR2mtZMyLOgxMnuvxo02FJdCUR0lSZsqi9dhHbff9D941NJzbfvv2rarXqlX0+rvhAx/Uq2LBix5Ita7asQUI3zvGjVMkcXLiU5tzwNzCkz541f56s2VHoyX7qlBIe7K6k4ZWARx79uNAw0L4Pg7Y72u+xUp4OiSasaPDzxc4nPd5lafPbQH9AzFEyV4kfbEqwzbWobciLPoUwiR5UKDHiQoMPI36sqDDFOkn/jlaO+fjg5cyHRaKTR48fPTeBkwJuKMbPiixyVOy76PekwYwRJVNG2ft5eoIRDdIcDTg+3t6eJdJPCBRnYZVlZlhzN2mkjm8RYeQbRQlClF9BmJRwwh3wCCJIExwE4FA9Ilhxzx1N3DNiBA34YN92HG3/p9J2oPW334IVDSaGECeskcAFqFmUkYs79uTDN1eMAc8aSlyQUmg8WgSgZc/lxNthOUn5W3NRPjgYltDNFJ2T721UU08jndRgSH/B9OVm0WXJ5GW6AafmewxqFJxFoCk5X1LUhRTffiZRJhSge/qoJJS9cSddmM81pE49TEX16Fhb+VCePVuddSmmmWr6jzhx8OGaOefA4QUZ5JwTal3DJVknq3zGNBBvOYE560Y0uWSYc4oJCJhA/XzDKKN71eQOoz6s4wU98bwU6GECGWSPPGTAEY9LaD7EG3+tJumSPEB4660X4IRKBhBwkGJAHOtc4euDK9oXVE0GkQbSYPqs/yPPP1+GZJJi5+EZkXXm0FPHQl7mZEESNdSQhQspXKHON/oMQQ8Q+rRUJmbAOefumSJp1FB/z7GkIK/UAeWScXnqNdmsgJYmb4of94XiYBe5c8MJTcDThCAjNlFiQ+7EE4POI1pIRxA9PYfZ0gw6uFeYX1bLK402GtmV1HxNVnNEQjbRhJHE/TRZybOy+CdMZeZppsmAoalrXvxyt5+rdCIkpsa8pedjSDaZVG3aPo12qFBI6pU1SGA2yJlNqnLW9HOH02omOkb5NhqufWH5GVRTsTGWPf7Yw9UV6PiwKeqpYyp6HXC4do4X4vwatD3rkFFXRZLR2rjHLJ+NJWHM1f9c2WUNkd135s4J5I4FcYhihTl8nCPKOXzMYYUBb5Ah8DpJPXlgQf+0Mwoq5hgAA4cEZcTiX1C7DxRNfdckzvbgxNOPPn1IkglLixr8f4M2UxNYFQQd9sLXth73KovczSUNsQ4/LiEPlLAvKfVgAXiiUAMVpABQ8ThVxb7RGFvlpyPc8RJvYLTA9XRnbgnBWwIZaBE3XYl4RCkeb1S1GQdlhDOw0s0O7SECot3jZxGAAhR+1gDhiCMICXiiGmJwjxINMFC6O1ug7jOobMXoVeioWiSMxJEo2VBNhZlTQYR0hyJd4CFKis9zYgRABxkkbxsjGUW4yED5xDBvpnkbmDz/Qie5iUkvNxTee86Iq8Mc5TeOdGNn1EeQveFpJfahW2jaw7a/YBI0UxIZYiQiEjz5pR4Qe0pUiAE6f/jAHw+xlOpiKUuwyMNT5viACK4gLI6ghipNkdGqepSRH/5wJpI7XExmZaUbfqxZfVNIEXBgBU+cYw7VPAc2sVcCMlACHOsQjtoM0pE6SmIMlPiAJoQjtVhNBIfuXAhg5kMc+pnDm+4gxL388Q1B1oSQLfybeYx3woGI417/0AsW86Miu1WHHgKb4K10IjYL2GAFINDAQ1DzQXPgZp9kqwhRKuNIcborLyf5qPLqcy2LCPQ8J3up2/qnr5PchSBYNJvKTliz/4ZcARQnmKKJxCDCb3TiGx1xB0IEo4GfRiBpaARQliBnKJOqyDRki1fV2Ig1yY2tQBXxGtiOhEyZdkxFmzzhoQbXvpKdCSRuxemfurifxUlGgXQCDYsA2db87NWKHRHbLq31Uv1sbGXDcqRdfTPWd62IcRhr017aZEpHofJzYgnd6LZiullyNpb6AMKpDNAHdQimbzpySFV8IlDBCdZtLcRhgIA3GKEkRmYrgcy1ZIIOScThHOAgA3CBGwcyeOENIkBFJbyZPnhKNJCqiEMlyKGJgZgHP+86ZiBvwhSGVKUeneIDODRhjwPaZTBTcRA7p0RdhbQJSagpqHJ29D+Sgf8UUJEJGD3kwV7CCbJvvmrKY+LhCY7qA2KizOLJCmlM+KyKrsdDTyYjuiC6vihbdaxunNCYW72Fxoe6cZw9YGAAQdyoEz4oWFN2uLyUDLEJdGhAFQGqpyySJpgd1hbJHAJGMVKQjLINHssGcwUyfA1HtLWhDZWHyQXzhE5PSikfCUgoGe7tcQfuqgP1o1bdGYhpOKTSCKXDJac9Z14DsZON6SRQtQ2TpXnS5NpsTEA/AicyA5rVGY/MKKgQAypjIV1XJNXZQV+qJltZh+vOcYPSrbdWeKnHZOtDlaqApiD10BF7EYIaxe4yIwRpGUQu7Y5ngWkqGKmKR9TRPFGUAAv/A+yHr/6hju/Sow/9wCSLrtWPbozBHJeY7mesUhDU/ONFU9EWQgDrG4L2Ghx9QAd88yWseDFFfE4xbVJIvc/sBsuA+WyHrIEylW37UiNUgSesIJjfYTlLhI/Zpzpz9w0ReGIOFYtXPRaF1FGfUh0LuXS+zzyVdvSD4MTItyWHIhDi5JvgBTdvSNRB2myDtGCjNmXKXOLwiGDt3yxF0r5MqjbFlaQfQhFBziIQAKytRyKXkVmLm6o0e7CBtGyA9K8u3ihiMVdwBvaTU4QykoFULaw+uPWFk3L00nzclA4BK48d0stbV67gSjd0IEkLMeP8t7Sm/FVJphI0ETqdISwM/+Rb3aq2GquQgP3ZzcbySNJc71LGJ7Rv4ip4uT9SFab/Vt5GfIKTO8bJVl+qoNzaa1YrieRun3nUUyLFFUqhwx+EvrxZrqAWuMBBv0lZ3EiWUlV5eOFU/OB8PEQ3K3+sRdH26i1cwAEELGi6D+Tg3plxZZ3kdk8j4gCCuE5PjhuII9TqSIEWDjACA7ghHvRoTTlc9xpzzIYSpIjHet7kDn14gTXUb0slrK8sUkfrVNGbAxxyaRGZPXYhILMHb8ErXnH0YRQHDV35T8+HS2jgRBDph2qcyg3ogyY4lPTEgX7Vgz84H220gCHc20mowyeAAz+QgTjoww2IS6jQww0QAv+mQYtD5Zd92cPvGcAcwMX+4U6+TaD3tQUltAYojELA9UMKAAE5hJ/5VEzuvNnn7Uk7mBJtKRaihMRMxFlIUNex/WBMGJVCbJqASAlhxItg5QSf8ERNedxg4EwTMMASaZFrVYkQxQA8II2CBEYnBMdlqJRD+IAPtFnS+V9kOUXKqENW8Vg7+ACjGBWsCcW4FYQ6sEFX/GA9eA0bOYUfehzBMRLE8GGbKASkbZ1EnAhSjduzAMeoqdN8yJVEANOENRniRBbaDVJJCVCsxFYirUmVJBk7VcT7ydUkmUcZrpkWVURG+AljcZKPLI0jycpQSIQDWUlGnRlUdM6fSQqgYR7/MoIFJlge/VSCKACBXSTOZoSSRHCf+Z0eNprDGMjDsxgQaNkbEJACbPDDW1ACKkjCZYxColFL7rzSWlACGeRGRcTD7eEgXFRCsuScBViC8lkBGbBF+NGD65zeW3zfOQwBijAE9/GBW8QFbMwBQtaENc4GXMCGJYxB8RFEl5xHg4hDs/UBCRqUPaiF6VEf9fHBGKSA+ATJDVgB7JReW5ykAWjA77FFA7YAP+DG5YSDOMbBDQzk951eHIxC+uDXBA1GJnxjCDyAAjTlESgAD5CAChCC7bmFbJjDBCjAAhABDCTBCrwACVhCJYTAUx7BDrDC+dDWFQBAEoCAwrxAFryA/wrAAOD4xzeIAQC4ZQ28wF4uDFwigQZEhMnVBMKsQBREwQuAQAf4hdjYFxuwQQeEgATMgAEcHYaxIpeZlQCdVEngzB2gwIaIUnu1CcYM0R1QEfiYUkNgQQlAQc6IyM9wgIkoVGQIkQMUTRGdAAqYSM3cZY2E0QXgYeXYA85Ewj1oiE8YxBWIABTcwR0UUQQ0QYjwmEuIUB0kAIXsTATgSMIVggGADRYIgQ4okQ90gwHkDBfmztjpQwk4QBGFSAQUwAWc3VWN4HnElWh4kgwpBpQsG425FlnFTdv0kxU5Rt+1FtzNGaiBz5Q8GXPpyXYQksaMRmM0E0TA27j5mVhUnv+kPITlJSOIVoU/9MF12A+HbJrhMJe8iIMXMCQfwMENrMMQ/OPpdV7NEOc5WMEHWAE4eEE8xMMYzAE/WEEIYcJamEMIxVMKbM/1WcQ6XIfA3IAmAIFDUUJ+SVwR8OMIxAD6DYG9xOgoxEP5DJ88lOm6hJTG6IM8xAMZgNcbSII8jII+QVuLmsMccKCMwsGpWClERahuCUqnRJd4pUAdKIdqzIEzksGPll4lzIEQpENEsN4JYhMHxkO4sMYl9No5kEEfCAE+4ORBxks/9MEl8AMpkAMfcKAmDAHs8UEcFF9N7N66OcQmrIYVYAAJmMAD8EBZPgAOZII/iEO3nMoYYID/FCyCDdhADUSBCfzBAkzAA0TrA5glJYACwbCAEfTlXiLmC/BlB2QC4xREESDAsiImt3brYQKmO/gAwWGrXmprDYCAJHhPKj5EEZDAApRBGcxACQxmXhiTCpWZbsFKO6AcPHAhOK2HmIiSOwzRGDbAmeJFcKQAKDgnbt6DdorRhKHDOhANPNxDz1xIBdBBAnTCDtVhGATNFWhhhgQAUxCcCK3DiJkCxvIMPMDDGhmJmtQDJtQIhnxszzTBbrLrQfRBEilBAnxNE1QAAyTAd1rIHWjIZg5REfVMbn5mA0jSIWmJ4onM1ExOKNpUSTHZIdkQmLWXmI2QlsnLK8JImlnE/zMFRSel1VmxiHrM1/8ESk78YmaEXUEMY5+tkj2UR+mcTogmIyb8gyZQID10T6N9WGZoBOudSq35X0W4gUNxFCGsS1Ii6ouug4FdwRt4AiVI0EHR40MNVVLIQzmYQ+cZhDzAAT+Aw6K9HItagb0V2D4egAScwSU8G0OI0yg02zrsV8m0VD8EKjqhEY7WEztyCxy8hQ4eWw5xR0eak7OhAxbAgDwQggaQgjmQQx/AROyagyfcT+jcAEOaAxlIQkJg7vR5Qi5FjPO9xauuxOLChetBR+0YACVYwQ3gYT9YB58SxGdVDAsMAALYAAiQwFPywAdkAk5slBcsAQK8ABK45f8L8IACHAEJLIJFrcAiTAIRWIEQYAK2Kky8JisIrMDCZEEH+AOjQJo9UBRibtAStOVh1oANdEAR7AGCMM8SfGUUKOYSMPBeuoAbwJPEXkQHTEAZLIAEjEAJPAhzIJjg/FUpXUFrQsERRYBznsARIRESyaZY3UXNmKbMKU7BteEejAGG/AwSgfHHkiwxEJy/fYMbfCfPRMAYR4AYm0h3FB0HXEAnXMaEfE0h60oY+kwTIFHO/FQhutEVCIHOxGYCuKaFlMixiVgkRMB4ivFpArIYMxXEXgYbaCGGjPFPLe3QWp0l4V1ksIirEIpMnFRzGRPayLLamUbgQI3a/Cvv9B3/3uVRnR2TVPmR4VWQCW0SKPVYSwRHShAVVESF4IrOiXzo4SZjPFAgHKwDdfGvKNHUN6iC7NqPfwznBPLDB9RBTUyu85bSbkVvqJJg/SgLbfnDEFTTvfnDG1xPxbgMOvTBB7zoKKhDEVCC8sUANHqEUzwFb7GzJoxEhbnX/JiTaImePbQOJZwDtWRGQmjCjjYuMAu0+z1I/IWXPaRAnEaL81Zn+uZoP98AoiaLQIgP6+mvF6RATWTCOgCBJ/BDWtZEOIDDp8ROX/TDytabBQ6EUaYJwF0ErKkDDEzrEXxACvhbP1DwEO8lEnQAGDDlAywCEriBDZOAbEiQGFjAALhD/82dEsIsDAakwL79Awt4ZRG7Qd9YAHgwjHbAmjvgJQhgcAf0gxi0w1oraxSoQCb4D2IUARFIQL7y67rUyk7UDUwrxRuHSBOM58d+TRFFgoisQSGr05w47ItNo0t0xXKayBXo0uh4pyKvXJSIAc7AQ4m0ocS5Qz2EASEoTx3O582cQM4U8tEVDjqIWM+8MqRtAh+HTUm8AYVEgJEglRjUwYi1bDu0g8wKwnReQI2ECMliwRjcAR0wgU54iIjIJrv2g4S8poaMZpg1Up3RytdW1Zi4GWX059IgWd4oUiouUtvSVH6yylyJ7fEUOEntstq8Hzt1yZR0R/UWTnRkFOf0Wf9RXfPTGe42E9pXdHMEFe8MOVOWPIsIzIEoxGNBXJxTfBYfAPAaHqkFdmM9EMJqnAM01sSRegEh+MV3Kdc8n9NEF9tRYIEX8Gg49MPuysACzMAcnAsZ1MGJlBMlZHTcWvZmiAMcCLkgCcT3si/tLQWHEEL3KZoreYnM0IlH1hNIHtAQGDUZdINpfMOTUgIcFB/r4a6KP7Q9LO7s9h7+rMMNlEM3UYtD9IEBWIKJipBvDHAIPls9POlDocd8OEY/wEAs8OohPIxAUHAHDPYG1QEG7KoJvABGIUwUkMAHCDUMRFyjaFw/jGsNyAFGKQTzJEwN9N9/fYMFkCuti5OSK2v/DXTAiUAMYudlDZS1ufmiGKjADkyxA+QAk8iN4ExGikLMHoDCze7MzxoNyFrIjbQRq0SEGjPBMzXLQfzbqHVESLzBI5xmA5gcwfXUzujsQpRJo2BOcKtDeGfIBRDDy01GjWzhEgG2VwhBzoq7O4jY1yiBqwnLDRBNbrcDogsCbq+cFkZtANDIGiXAPnmNKchmvouQbZsyHr7PXqFH2xb44oxghPNXCx3OWkVGfdbmyhge39</text:p>
      <text:p text:style-name="Standard">l3ftAVfY6MJ9rVfb7WLX6eEBZOgRQHhzDKo2hoWGCW6sFShw+apXwvdkzQeXBaBLZDOgCBNd3AXuDhP1TE5OauO+Q0H9SFUlxaTNOF/+g0lMBoh0LILPrB6pOipPvaQ1XUBJl3NPZl6QFsQBm0wAmeIPbUwSjEgUQLknwjRkiIAyhUQkbniT8IQdfDtgA9xD4jqT6AnGg0EEF5ikrby0/jbl2wSu24DhxoB+uJwtmLjoxwd0G/bkHQ3xC4jnKhBkHzQTl4XlC4gySQAe8pxVO3XE1ggQaQAT2AAyww5VWnQJ+1gyacAztUsAuDgBusgzKQ+lTyurLKAel6whCgg/i7BBsUDEUluwYohfgXgVuCQPcwSkNYgBFoELGjA5a6ZVk7xSX2w10rTAcAhDp7A9G1s6fuW718MEbZK4jOoUN36CbWs/ftor16ECna6/83EOE/ewbb3Thxj0ODfujQqbvCEiPEgR/diYgBj04Qde3cfURXD+PKdjxbfiNWz42Deyga+GBp74qQE004BGjpEKM6dRRl1pMaSckFEVPvcLjgo19PtSkM6KCTAG29nVDL3WkSdms7m3ciNPj2t16/flfGNLnbycc6A6bWJLjQrsTNvsQ6Se37E8binC0FXlQnyUCTNWE/Ytw4US3RiQMjcmxN0CDEdh0xzia5UyBqe7pxt8N98CDPtBR9705bHGNyjQUzbnT+M6NygRsNOrQN3XTG6wY/fuQ+kivqjrmB87ZeUHzE4wILqgv8txOb+P/o16d/xQd+/T7s9/f/H8D/AAUc8D8RPOHHgD5+c8c2tWayhxAvzAEnHtcIOigecMzxghCo3pjjHCD8ufAbf4CYwwoRNUqBDCvmeIO1G0AcwqF6NNGQEnPMoaQSfijhR0dzzomnnXwumUKCHQzA4ZJzrPBkjjFKIIOPBDuTzbXVIBIHFUo+0GS2ifTxghJSKlQvI3viOWdDQk6z8CF3MhJnjAnDsUefddY5EUg+zOEHUB975IeeOuzZ5MRzbvAnpoEUY2cMSTLKMx4yzCGnD440MYASOMQpD6Jv9LF0yIHquIRQeS7yTR8gzuHxT0q0eECBIw654puJ1jSHjCVWqAEHQsIhgdYjduCDnxBoXWAH/xdFuIINd9y5woIBlhgAWxuiqEGDkdypxwIQakDCjYO++cgCG2qQQwM57RHDjxWiwCEFYmbzYSAWBlghCxX2CYzBzl6DLuDvYmMtop48kvMn12R74yQGckhrJnfTGo5Be/bq60I5BRvqIHcIESGBkhNQ4gR41mhAtm/EeCOGJu4YLQwfMFrNILXEkGo0qeC56wJ7rRuonk8MqIApH8ibdoyZSZNTKpQCeGm33XY+IZKq+unDAHj66qQek6h67OrG/hqrCY7BG6gdTKKu6hvXvJMJoo+ec6656IA7zaOIBGKPtbm3i+jC72Ra+yHC6b4QOMVfc3w2iaAjb3GO5BQP8//wBAfvu+44Xxg45i5meCTg+nFOvr++AXBEfzhCxx8CZZ+ddtnloQefOWh8kCuC3pTEUnLqsKg3iOpZhxxe5Skx0RswaVgjf27gY45Fd9paQy/0+UYcS+lR9SINrOCRn0p0hDVHIYcQaB1w+CBDEoiu6OCDJw1wYI4vFy6OQYV942kUcahEgiZiEDqZgx7rUBjp/tI+c0QqIni7WZz6IYk48AEcn0CHOOTxD0sFaUc6qgSPfnSJcknPRYuKiG/i8YFKoEIeoRLHOio1oXV4qw8uhGCDPtIqIZ1JHnCgxPcwYg951ElH56AHGW4ghGJ9IBPT2ZUXOiAuf61jVrWSgCX/zBECaSjgD0Tghyg00A8xAAAE8orCC2rwgjW2UQP4age1EDCuDjhFLt+wQBJqwC32sCBeWQDBEghZyGsh4Ff+WtvCPjIdjnwEVBVpGHU6UiMsWYQ6JrkDCgLglNAVh3e7sQlOGnCFuYWMDd+ISgzuYZg72EUHhqFDA9jWEjGUgCytjAAHcoAvdwAOHVcTBFnGRgx8HUdhN4jZLFcyEIwQxjCkgYoQ7uA1JZgMm1CwS1U6wTVBMOV0EKNKAFzGs6bY4waxTEknckMTe7zNKqDTjXJWQzjHHS5xcdLO/n7zt92E53/93E1Ag4Ma4RQsNXNZD08OutB5Iu47ysGb5wzW/7eD5SY84QGOP9nDHd3ABjWQzFU//iIf+QAoPz5onT34UzuXvpRAmIidOLzgJy+IA6DtiZwzu2cO/c0FIgrTRP20Zw8UzkFFDXOH9ECkQoyMQogJtIcDgaCP6zmQDPFwQx22Ko+uumEUI+rHjcwBik/Vwx1i6IAnzuEAZGHKJ6Hs3ZbG4CUwcSUFEvJEPJy5P4pkaEMpuBjjmCMQjNCJEuC4U57+ccEQyWMd8uBqHbxKWXEozUTnCJE/LBKRTVEiDg3BCKWClymPrIMU5ogDTrV0kDFhkK/fuB0/yiEPdfQjE0KwBD/gsI662QMGUqjVB1KAEHTEwxMb8lUNOpCJeP/MigcTwMFWS1EDE8gBB3WQhD9YYAQ1RiEKWdhWDcArhw4UBK3dlZcL3NAJg1jAu1FQQQpqpN4+srEGWeijfn9VA3+ZpncDlckEDVa5fzKSNVdyyE7ECU6NgG5hxEHNxphQnd9sKTRNEIQgfvYzQTQBJ0EIlZxc8gkonMAUgriHXfpygYRkxB1SaQIUoNDKqnjyNfUYiyBuTLDBFAZoCbkCKO5wj1YaBsmGmUrWAtBNAwiiL+0IWwyydoFOlC0BH5FxVW67PzNGTWL9EIjnIMkRgwD4bnq7GYz7JjnIia50cT3cKc28QocNzG8Dw2drviORjPjzcRDBqHlCmrHNHTr/zt6qpG1+E9esoI4YJkXpSgdyBZheGtP28UfsMDGE5IIjUwdjmMdW40NS7M54h3tDakUEuxtoVoVsK9H0qjcih6RDCKJQlPTOAWp0/ENOirEEGRqiEXd8gycshU87uDYHVEhiKIKBQRzOwYczVAkGEsHYcdAzGwtWybQG2YSEzkEj6BHHHm84hyiAQIhRj44rZ7aHOC6YQTytow5AcJGKcoVWZANFTu1gqhUWBb165JAPEPzJDGsIDk1sZKrgqMQYVHEbkogDDgi8oT3cQA8Egi+IvFUgxeoBg1gcgQe3kiIp2NGrRBJiHcp4AA9IcF537HEF7PWIGPa1LRtkG603/0/CtuLYE3X4wAIIGK8KlpAEEICXW8Bph3rXmAU3Xh3qa2wuSZjTqJ3IBGNckWDfOiv2h1ikiCWZCgP8orji5NMgo9wMKKETlWo2AQUiwNdA3PBkjrlj7x5Bax0ScIJqGhloMmlH2ZQQhJhlrQFsiE5BdvaITbIsYXMkg2gcI78xnAQe8LhH6EPfhFg2ASVW9mZf+tEOcWpNDCaZpQ9qkjJwtvZduCyLVXI2nrwB056Lg42Zxb6/hP6TxOVZKEcZatB2IhSZ3D4oQ3vjIH8GhTXXwWRzHmKbvnmObplLvnn82f3yE6R/YB+pfOJDDADtBz+wy/T85x/EP5FBHGr5y/9MOkt7H7yaV8QhMAjiH0QlUeKoHgZORIzOIY7qBjokqMIBHKzACzRgDKLkUyLH/r5Hcf4CkggihyYufr7FHiwAB/ggBs4gf0RAHTrBYjrmcA7oS4AiJoaATchgey4iMArQh3TncwgnciRJHEDBTvDEDeThBohKH/qKNSiikUwERIDgCnYKHT4rtCaFhkorqIaKDy5hHUYK/RwIDmzLHk4lVX6ifSgB/y4G2WDgiVIgbuzBBivBC3zlBfzFDTDgAY7ABDTgCtRhj6KAvf5ij/povgoCZHDOvJjjXQZA6cAr64jOlCSC5/hFBTKhHXwgcoYiV9wlo0IGZL6BDaJlaHb/inBIR6HQj3DETC8Mj5PQYzj6Sk7WbGNoqWIiog7agg7MAjHOxQcKwQoEgQ4qrCB8oBNAYjeuoB42QcbSRiUOIphkTAmwQGyYTDBK57ZswhRY7xvGTJVAQWWk6WqYTCu6cSQ0kaUo4xefjCmkTGx48Z1OoDGIwR3EhvWMw2OiwvC47LdOCU3w5m6w488eTCAi586Ib3DKrHDa7CniSiHvKWEMTPg2R3L4hnTuLPkGraAGy/u8j8wsCnQ6ipEYxMz0rx2+IT46QRQBxKhgR35aiv5i8qUMREfwb1UYCSHYwx1upxIoxDMeLOJoqyH6QXpEodYCJwFPhOBGhDroDYHI/wAcFAUZ8QQIdKSqhuYiGMY5rHAUjg0jNOASRMEKHIAfSCFTjo0moKPMDgsOyrJC5GI3bmdCNEEH50JNwIG3ROs04I065gQVepIusWAdJEETysEcPOFZQuUfoCcjMOEGUsgfKOYnQlDh6oHhLAUcbmg2jIYSQuR5srIfRkVIqiot6iCqVAUd+iB5bJI1fAAM3lAr5PAGO6COOoAQ9EEPFUC6WAK+BJG+bk5buKUjxEyP+IhbaA+tLKAYBEkFEImNQOAQ3QM6KtG/VKH1wKMidqKAmMM54iYFwEpp0lKSnmM2KEk8LMJuOgIiTOIe2K5RhGP4rKMmbmKWJtF/1MEm2v+A9Z4iWupAm9SGBI3tIbrDm+ggLIKC8R4DYj6sKvIoqPogZi7jIoDNHYDgJEbjAtCh9cRGYnKFI6jjYwyCayrAPetxKszCB8qGlopmmRJg/7CCDdhiZhLAXvhH+RxEIi/EQgwyTPIGzcpjo/4J7ZbjPIkUxgRy7NBzJHpDO+HNPGoDTUqD+5SU6/pscQYto8YvSJlDNZqwoAbMM0yqEzoBpfaDpSxNJtN0dq4gHVxFRwxAAwjBQ3fDB9yAiZQGUUThUmLrItDB/nbtIBzTCjbrSK/gBkbTH+rJH9RtDgxgDhJoO+UiHpIHUIPDHkbBC87EHhAuUjS0HVIADOZAFAz/YAz4YNduJq4MSyNGi9xuYCbOJbMmhK8E7RugqjNdNVcahXGA47BAIbFuKAUiSxzcVH+KyKjiwQtEK7MAlW7IChW64SD6IVg/ATNviCJCUH0u4i9ahU3I4YYwouMqgYiMiB56MrYwIh5kbrhSgA0+ooUqoRyas18IAR0K4YnkFOdAAAi8YAjSJQrM6y86Ar5W4AVeoFsMQgzs8I4E4xvwhQ2AQsH6IemsTgPKcYUepGoARx3UagckYAQcAAv60UtD58C8L6j6kUE06RUPrPimQyIo7GCkLh5igC9ssYiwwABQLAJEbPi8Qx2kxT1SAA5UxjHiJhrlES/0UTRIQz1T/wAU5NEscoXBWCkcL8Ai2qEQtKkxEOMkQUIunGNrDGApVhRmmIwYYk8es8wlQMEwUqJdq0Zp+8JmHsRzWmNIARJJB3LNFBJOOIdL82kVS0duYAPPrrRx9gzsEq3MKiJIA22jstShCkxyv8+i0qM7emOFvPEi2i+VylSl0OElYFJNRzdAjOpEcoQf5qAcvMALyMBRzYEUYk0VLsh84OAG1uEGyIBNzsEL6CstivIorWPWqGdRyvMn+o6LNkQces83EGUOgIQegEBPbgAOei0eYoIrdwMGcCAqSyAHANATgCAehGDkMubO0m13xRcI+mAgesoc+MB260ADqrcmscAdCv+wRqb07NBBElBhLuetD8JKEuCgEvjACuJXA8ggteihXIxKRvhgUToLI1RTBI0HC9yghsjhE8ZME8ihEsTyUW8gHm7A4/hBKv/BIk5liDpo3rwASMDBC9ZhCKgti47gA/7wIkahHHokBEyAB4igXE5BCo7AWMjhBjoACbpgAYiAjNLFEPVBQ89IW7bFvJxi8XylX+yXNaTWA/VPvayuufrKZSygCDJBKNTyG4ogBBZAAiRgBhLgo5iUJO4T+RiNZVuxPdtOSnlU0AZC7kRsSH1CMSpgbPDFH4TgJkzBFOrTO66gDjrpODLx/2h2llgiZ7bMytAhHT7vHjC0Qa6GLxz/4+hkjMMwtCVA1wuqaQ3MIjY/wgdEIAgeA7iOph3D5kStTEXRQZUgZpsCICL0sWrj0J8KLWZzdGCqI07yFsAyElSGdILGU0h5dTmcGSSXj/qQryMk6WC078EAjCRAsm+z1PcI7ZPao2oIp9F2A9lEcUxP6j9GZB8GIqVIl57/w9IGQhM8zhwGxUcoIUfAwan+AQskJEfMx09S1wuwYCcwwgFHxFgb+kKkNQ7GZ0jMMS3rgRDcFEh0xEc07ltgYA7aeArAAQ6gxH6GgH8zbp/NwQcjIjticYCDhBKsYAhKjQzm4Hz2uUd4Vx/qiW/ReU4sxQBgAB3yhIWhKoR2pBLM/0cUQms2HJN4XSdXHOITNGS1siIFPqHhwqE6xJDaQOhHAJpxwpUDPyKIfkRZjmABHoCta0UKQMAGbIDp3kAUKGECFEABJmEVroAFkmAPjwUflEUBFmACEkS93KgGQECxyauP1qiMImIAng6/EluxbaADliBRGcY3nBi/KhsBxKVfUqCS1LMDJqAMFqAMRmAMHkRX3ax35gZn0ItiTOKb2k5LvFJORIDGdrvI0gYKIgAK3FZOhsyV1gC4p0JmjIxjOkNojwy4aSxlmoDJFG9n7OJAgQJnQawxXOy22kEexFaXImAqvIYDkPYCBOa7Uc8wnvvEDKNDv2FTnLEbIeYEuP8Jy/rBB+oBEz5P9CIBuMX7Z8bJaK/WomRCVZUDzfJWVQsSIhPXI/tmz+oWTX7LcU5xrnT0PDqnzaSZcvBsmJ2wf0Zncx78I7vjcrBkoSwcKDY3lebjP4wKxhuwnme8PvhDJjYhHsbAE2DFHKzgEm5AHBICPaBiHXQ8SGC4IWYRhYuyUmUCCiF4RKBjIGzQHDwlwbTVHkRiHb76g8+hHIZgCUWxA4jgADZAAlpAs0BkDEbhZ9VBHqjEHESBHkyriPr4YEbBf98XDtg3I/xhHRRYRzCIDGII2PhHmUvHI3pKf2aIhUtEAzgl0MGBDOrA1lwN1vyhHegD2SSQH8Yg/07/54I1ATPjASGOBy89fR3KwU8EHVq1rQxRhYGRcVjPYQKOQAF4wASGuFYmIAt6vV/CwNPumgcmQRXcQb1MgAgsgQ+8aLDjAA7ZAOcYu7GZKwlWwLx4Ilfg6762vY3C6wU6IJ5HzYnFi416HepUgBqOSWEooghIALXduASopjMCitFuo3EwRj0KYsviyW5aA3Sb5h4iwcgGPsCd0VzaoQ6CccWS22sS4Mk24yDUYQ/GAPFe6R42TPR4KTYmIkHdI60yQ2YiAC5ogkVRL8DhgQNEgGccozR+Ir1RTMU2DMTKogFUMuHzGNneMWgq4wQqWfD2G8SCPsk4IAy68dwwp26F/8/A+EzxzG7ssiKSqibNHmqCLIJxfxT7rNn6ol5VyyyiptRvqbDCsRRzgJRy7Jh0JOJ/HiJXUbLF3y+l9oPG5z4jAMqe7Pbr2syhD0IkDgdN1EMtRMoiTvYmhZySquN06n5h6GPwB0KtPoAUorLXDEAERsFeNHT/Xkw5LGnjf8I9SAqt2mN0+urXjNXOirk1JmKqLwKSjFokVHGLA8d84dORnOMfpHMjspqFf8InVFO1xKEA5eQ9ACdnDuLwrWMnkq6PpJ28tmVb5msrAEDpVMCU+traK7YTLCBeQCAFrgAr9KWOtgUEOiAFuisL2CVnXCZeln8FxOW+8EsD9oElVv+8HfYItNkICX4OP8LEeIxtCQBikoQZBi6ga6eunT107tDZW+juIUOHCr89VNjPXTuNCUXEMIWiQcaF9kZGvDLmzr0mKpvAuwfTlKkIDRz2q+cOS4ITLJtEUBImxRh4NB3ac3dFBBSeLwU1WcNBZL+F7Q6KEXJiTYIL6r6hq9dJngFB91Ak6oTOYrs6BnjeibC1E9Y1SgxeHMk2wp2XPjkEufCtXz8YBso2YFNPBE8OATpdzZqg07d6VgvtvGMKXhMOOYhRxqkw4UF7Chs2rGfP4ufU9lB//mpPXeuJCo2SlEj64Oip/RwatVny9mjgvkn+jij89lSFVTHmhghbtmz/47hlm0aI3V1G7MGbd98dnLfph+IzTvUdcXJaNp2Isfn2L778+D6u+PDn29/8/fz7+/8PYID/PTQZgf9MZpFDCR14IGURyWYbQgR6Vc837nyjkHANSYTacrJ5pZ1ED1YV22T/ZGjUSJNRto89PkyITm/qVIggblRNZ9pUVFlo21f/kNfVQwSmZlFsRiaE5Ea8SZRhcPqsI8+PFFGXGnIJxoYdZepR1k6CqD0pjj8O3vTNOuBUMoY4lEFHnmnoHJRQkR8KSVo7YtgjRjvt1HOgOjF+Q8ye7rijTj9+foNoV2khdcUVb05l0U319FPfUQyxQVps6ohhBAg1gOBGjG+i/yMGADZk8YILbrDBxoV76onThlT1llttDKnjgw+CvSlrpKw1J5qEChrpG4nIlYRhdMahRqeOtmm0K6szuoPTnan1YyGrQqpzITov+uYVQ+60etCxJTXkQ6HnMuuiD50I5lU/7biLZSe55oaObBkxNFWuYlCLKKFvopart28+dGEnktUzb0mdHEXpo0eRFljAhtrDBjHIuTlabTYWd/Bvz40m22smMzSxdBNbpBrKpylr0WmsmXyueRpxZKmbOv9KUnOwodaydyKLDN3O1qFsnZG1qnxbQhop2GU77E3tnz3+WO2ifQJuzXXXXp93G0my1aaRiMtBrDTYsg67GqRiG/9Z1dMQCX2sbylGBLKIttEpJHDnUqVbhjFT1FDcNiEXt47TBR5ccuNZNKds4kD5o4OjsQY4RLg5hLeIC2k5eZRtOmQmJXGIc1G5I9XaOZZGXYn2kkeVtm3fSgqJXKGFojwsdAfjXfhBFiQRRQ0aqKOvZF4BAEIUSMDwrd7JGeWgkR2mZRRGIWquuVF4dxhcy4WTl9xy20PtUJHEsUkd2Hsz/tB0OsrdfYIbUgQyavmGTeKSwM1pOBFJSEdUwZuwUHM/EhUnNMHZmN+INhIuBU5nNrNZdpSEM+1sSIGbE9KSlqObvpGPgA/0WNjy1sEPdic8eqte5/I2Ig1uBDtJWqH/d1T4QTdlajsJWVZJtDQ1yVTtaldziH68hsQkJrFkcJIQA0WDpbeBbSrWueHTSEQSK9UKOnEjW9qogiUN3ig03PmKGWlonpVxKGfECs6a4JQpCMUtOD0cydFkFrTGBQd/TxId/tZWvTrebEmrKVe5sACDUfxDVg8xE5pQdzQmRTKNn/uN/oj1vWKd0YyyClYPcTcVLrEmlCycYz8AgADnwUBe9cCJvMSwhFSqyk8SIsma1ALFwKHHg+OJn3MixRG6TUxkG8lXMbPDO1+GKJk8xJzPZshEoLEGad4Z3ByLtLo0FhNtbwSf5ZY5uyntUjwkEpYYqUg+4FyyNpYrjU16/6gyGUKoacOsFdGKQ53iENBy0nQNJyfyICOxjDVHW43MosmalklzoHc00nhy9BwWDvQ1HLTb9AKqsoYG1ICkUdlxhJWaGfUjY51gj3/sg9L6+ECJLG0pgM6DnPRlDm0ly43MQoTOxQV0oLRy6BmVtslrwu03tWQI2S43EQ2BLZfOaSbU7heibU4FqmA820UnUr3q9bFyKLNZiqTHuaQe7nXuSAHlOoqd0qFCEoyzpm5yV8syXnGuDqleWHcYonnyK5fx89ywxnOeIiCgBjXoQCYWcjF7WCCVWcBBCiaGzI7S04WwcRtwDGW41hVHOj7rZ7Fuw9EKNq0598MN5CyVnP/kSJB9htzjhtDZV7fdRn2vtels3qaaBuKmVyIUJMQ6h6QoShGozNmjLWGjlibekYYzlGd27KhAE4asZ98pLtGERpIp5vNjH3PODUsJUNbo0EbK5GFzzQseED4zvTo0XxpH85mMfKOkJYVPf67Wovy4dL/8PdDSvOg0ZylwfMXhKHbg5z3uOMtSFcmiUYlKzdfKbWxHYk6AhZTc9BzJRmrp2fbkKGHnZDShM+vYV4FjVj82bkox247qvoOa6QwQHVhwg+j02gdymGMMbEVtCK8TQpsOa47owR/5RMm0Ah5YgJ785RbRWY/hrSALWaiBDTqwhCUkwVNRiIKq2iGve</text:p>
      <text:p text:style-name="Standard">cL/VptfVRv1UIYb56ymw4rbrtOM6kmg+vKT46MZ4DBoXhkaxWlVec3nhhrj3EiwcwP98xPTORuPFbnPullTzcrGOwWCL516RpuERuxnDYkMhHTKW4+YhFXr/WzU48E0cje8GiZqmGYKFS/S2HjHKQl4NAMt9D23m7NXPxSgkf7bPDU3zwulJoj25Q/WiGi1/ipbifuCKnb5FRGcxlA8bSw1iTdbYgbWdTgkjoj7NiK2ow5YZFeSH5PQ+mEszVOQ2y6adzhIJZUNLtA1Fh0/2wiyThL3XI0u6ycUKejUmMkccFBTEyFqrH/2mY6PBtZvF70bMT7LxX3tq75V1ud2WMAG/4R9gcej8ILidVkFMNChhK6II6yGV5RXsqBHbZRR7T23Z9gOTzD7tsy1rVGz21U5d9FGkcUJua8L9yHUMjXvsLrmV0nlrV5dd3KYqjucxyU6ePt2MgxeGmJJCnAwk7RBmlNJn9U17gKDbOQVd7rnz2ThkhYu75RxV7laB/uBmQOetqt3PBF3sfYg1SXlmbQ/9rnai1y07MR3jcIzDOvNARdTj9XW79/BemVh7sY9bxPUGg4x+mYX1Te3JnyWCjS2ZVcuL/7YOY4ftT8liCKPISQFmuiGlDIV9LpbuLiD0zeGtqrzHO9YEnGirkMFLGcC7xbRotQZUZG04NC3Pbl4//9ePcQwPBC8oAYh374KipAuIdVS6lff4dvqut1QmhH2uOf57Dgr7XpC5L0ox6BvKjjImxOw1rd92ZCq5zZENjMkUW5kRz5j522ZRz5ad1dTZU+Utk1y5TIqd0kddBvOQV63hhv8FGr8R1kbdWqU9Rqdd2oTdWq7Zm0BlV0j01klxnP4lE/OZzQbtkGG9EJslD4sMzXu4R9EdAX2gFKKJ4QBQkUQh0XQdjjNRlpoxmuPgzkOJk1T9ToryFCN4yFZpCNvVHHcNh2Zc3CkdXxQRW159Vuc5mm18zL+Zw+IpEg5VVQfA1WatHt9NTmS8CMzFx8VgnO0EUJv1mBINhvgo4T/YfVuB7c3STIsr6ZTG8YbhvINbHAFCcEcZBIofgZHcRZPzfZgCrEmfOY0qRVr0oZeYOQ9d4aIWZRwyjF6JxRvpXdrsnM+kOc5suUb+nM7GDR1/Ocr0bZtAVVg5nMjYfhgwShTKnSEgeh6ZhR3J+NZlih7qaWKb8dt0ShC2oVCEGRPTWVPBoUygZQcpJVn+Mcd36V35qeJNnc71IYQNDJfg8cfKoUfKjWE89gfahF/1kFJsKGKclQzW+Qzy/JTBUZrO0dMsNYmbUZ3l6hgYiRG58dCB1lx1lg7a4aMooR8MpViPxJRbtNq6odMOnRG37BVQ1Mh9YAkRiVkI+JgmxM8/3pTg0CHUSLEXB+Vd6QnjQ/iAxtxGl0RZnrCHBuiPhlibqz3Hb5odgSYbdXFOW5WTMF0iTaiQTDlXiC5UANIfVOYajmjOJHFaAI4UHeFb9IlQlwUQrp0Xn0FR+CRORK3edY2J1dyjamjaNMzdqOnautHYr2Xay8jTQUFGwcViBXJST6VgkmFG/6zQiNomBqoaSlokEkTcXL2alWhHo9IX2wwRFjzJkdEj535D/sSkWrXQ9A2EjZYZDG5amEzJ4AoU8AhPmaJZlG0Ot4zjclUlneXQVPnS/yWQWnkPj/Ha4HGLP2wVaLWOjE4NOYHUhaRkd2WNySiL1vEL49GcRqmXv/4ODfgUYW/KDdu6TlMMz8riDC9E53KNJ125FBbx0JZNWoi5J3SpnVi1zvkBEW7aZhnA5dz51DTZBze9XnHpW/qRycsF3DX4XUW5G4NlW/iQTgRhjYFNJDSiCIPsRqshmquV2Ke5YVzWT5uF1Fnd4xgc4xE46HluHAD5YQg6Y9d91xReUVPVqIT1GsWNBwPYh7s4R6d4B8qlVL24JmeWThj4zJhxEBY9GcRh3frdYwURR3R6WjVs485AyzQOUZQ5HXgGENLSXZTlHMz5SwB9XoZukJGhjKh8yPncaJi+oezYXJs2g9sqJH4Uxro6YDLlUzCAT66BoGOJxwyF4tR1Vb//uhqPjMicjqaUSl2oWVcDRZJRylTvvJ2jfN082eg2lNPnEN/DjderWaC/ziAI9adFEd62jYb5XZ+ngqDSCl7SFpDkTZ5K4iEaDkx1vaV+glGI5paJGk9u+qBE8iLqzaYq9mNKGOCfSl3SWNtY4eB2kmYt4ZPAimDiphrrGObpedGLHOZOkp4KmUUnPmjQ0hAI9EbFcWb9AdUjumE+YlQAuhoHMlgxhVs5tMjzCIyerWqzLVRmxcs0QZdlXeGDpaGm1ScDfms1WEcn3WO60h7otN7IQSGxng3Lfo23zWIseOC1XqK8XSaYsWb4DEnMVWBcBY7KAhSWzRvgQmwG8ZZ/+iWj0doQAcXfQn3Xepjq064gto4ndABpbRxW2vkkWzkosylU80mmQLUWuipQcPYj+n4kJa0fhgadwoVgnhJpvBGJTikdh6Ee7CqdkOjjdq4JFIbaJGDWv7ZotB0QcFSk+9WXR5FWrezaDp4mTtqHy0ShN86j/63lAfKUZrTWWZZflhpXJojoP9kO+kZVemmXFW6kE15cp+GmNxBLLO2M8VKYqgnefZQnLWYjBT1MwSltftSFcVZlDhIgwBVmjYSgKFoZF26QKwjqpuYeUlaYqmjgtFlRpW0TrsEm0NyWmK2Xb5SiKxXWuE2IpgIc3C7PSD4Zx44SivmjUnzScFCc/+seW2oBXVlOT0LJ6d0V2kbxI+z9lsOGU9imoHtE1GsGJf39pZWCbQT+Bq/G5g39bkoGl4j1qjJyWlbBKoF+2nH8ZhHoqeRCSG1yHQXgiglRQxC1B/20CKGhw7eireJZz93t70QdY4BrDIUaRwR4bm8BUZVWBXYhj7gNiVC51deilbBdbzh5mvjZ37O6jmAKUFm2rNxuYURwsIEmBOJtEiD+Ldfy234x4QjtDQwuXBji2+/lXCd43y7JbqkV1PzdEk26Hcb9aBftXAyU0gaPDGktBoeQ0LIQZ8c9EmQ6kZ1SR28uCblKJVyZzmxdVtn1mCacx35d3IQqoK3FmekUWr/4HY+jXeLR4mUzOhqGua8udUypJgp+pleTXu4YMPIv6nFjKNemUcz3wS6Qkq7VVmslyehHeOhfOenGnKi7eiO+3FsQOgtEwyuH5ojMlSDkZdoNXk2nhaFGiJoBozCVBSf1TlW8ImIuBhcv9a9bUKletSwHjy1bbOo6NEOZmV7Y+RcF5bEuVtmGtaca5lMD0WYbyhRoNtLrjWiejdIULzLbee5RXOBn3U/CIR2qKVC7ct3jppo4OVweeMnYjTMkImFkBaHvPhnFBk0QRaK6SmHX5Vh1MOfcqS2CgQyIlZKV9qqBuQnDxgjlFpkfSWslpirVfXRycnLs9HRF4uCJehT/4pZPSaIxYXpftSxrBI9YgVbl7omrRoLqE1JhfyJKMMmGSXVg1iTNT7qyoq30ltUPhIGmk14us6lWYjMcEOCP9Kkc4loaTKmpZp2bnIqT2GIhS+MsIT8Pmx0bw4xsMDpkjFoM0biNvX2IzEDY0q5XsgsvTZiRRXrotLapEsWbBNIT2Ujc3EXndg0NxeGtGkH0nCdW46G09hLM7c8uJN3zuH2Ys/0dMm5YdSnnNB8R6vjt/y5be40nvyafxUGbDVttBGYifwqSbvHbSSqyIGpxBRpyLmVduSKT2cTqTDoHWn2VTCtS1ibpoYs2O86s4Epts9Ljvj8NnJkmrx0LoExNf+IkplFVB9FrXjT2YT492e3IUpJ+sh9ipcLxmC5y6bou9jwtWejA58y9Ggiq3NNezvDZCxEi49fhxCUJ6IF1A823Bu1nY0X1mleZCG0N83BvEv9S9o014Lye3ZAZ8S7V2nZeYuN9lNFWFr7O0c6e1EgfdTy64UASbvlcUIYBW7WXM9PNT/rPR5/iJe5jCJuEnP1CdkUUhJilWlNppZkJ2nd4Ylne1cwLL6fyD5cnKH/GjJ4h9Zzx4GpGdvRysX/1BDi42pL19je2XPVGFHe0b8fTSVebDSC/Dfjo34JuCUZQzUNjGx1i90UvJvYdbikWTT701DwR7QCmcuEttM7S0//TZSWQulmtqPFXZcyIBVn2+OhatyEUm4UZ/2/FlfEURlcVwl8MAx7j/yPT+nPXE1DSIysHMudqehTdOK25/K4GjbYW/vYphvP1cSrmLPossKXlsy1STWl4AR1dfQcKHywAHvh5gda6PlJWZTGtnElso66DGlUTozZydHHJhFGKJmEaHWGxdGMpxa1JMaMsJF2C+Zp3iWd6DuhKwbRZWeMK6x1LspG8ju8o6eLo+e55CjKv0nKf0UceIOt7DFf1U0SV9Dmy0aKOiO0UUSIgnrJiqZmz3scjUaQqsh/UjiefjydLVoepL2YRszfbLKVyBpGLme25+Y2xal+FQqbS/Zp/55jIXAqi3sLtN/Mydt43jAIU1ikQq3maJhK7YxmkXbp2zHtY3qLzhXPxPnLoZdnRXBe544benJWhtwTnBZO2/e8VHs5iozTvhB/apVNvQuW6W7j8Sx6qKNz47irmziu7e1J09lTmx10a0fdvv3UrDs1vxSocqnp0tMqw5dF7rY10yGdb009EXae0zKzJITfGhhimWlubMgmj//eX6dViB1ENksI5dvNvLTpzO+8glR98tL3572zN2tD8yxr4rIOhjQ+9jAIwJ3dSw7RnJd92gJdzTPJGs0ZPIIo17r0nRumT9VMdUmb4ptD+329hy/0kZnN1veMfov8aqCmilnZav98qlMq9/FkSiyB7bJTqnZVzfbjgRrfBYePO7h8WMXYO/1ZaqDyl/bJy2+SFUMPaurlQpfUEdsUucHNjNw9K6KPntBtlzcA0c+eQHT27KFrd3CgwYIIHbZDuFBgP3cUKbZTh7FdRXf23KHrqM7eN3siRU60BxFiPXQs64205zJmy4UJUapMWVDhwY8fGXoEKVDhx3rqWnZiQ4xNp39NnTb1cSWqwahPrV7FmlXrVq5bSWIE2vNiRrE8C+JUGVFg2oM2B7rTqHNoRJIFWfpsmJDkXoUieRqk6NEm3Izq1pINGvJn24VnMxb0KbRwSY8lN1rkiHKtzpUt0WGBMepfzpf/L7+qralTtcGdfPWtk/dPYEezHRWbDOvx4sOaHHc2BMyTYM6VMWHe/Q0XYcWUhd2SZMkwrdvgPilHB757MEWQGkUCj/h75vSMqXPjnsxxMEiFkHcD/Qud7kyZfN2iA5mfsHeIwZHLnK2h0uYT6KvGalIoLZlc8sy08cxqLrjhJAMLMocWPI6m9sQ7y6HFVgOuvf/Y4ws6mHqirCeaHERRJpFeIgomkVDEzTrWQtRJs5wMwmlG9jqSa7UNLUSRRssyU2475hI6kqB2vnHnm2+Q6uSbrOzxB8uo0PGhKy+/BDPM9qb7cCHLIlTRNvZ8hCvNDRlkKSG/YDrrOMqCvOwt/5W+gyi/DSlLMK+3MPuxQsuWC4q1zRIScijKZuRuJ3deiw1CndjUr8EMGWSNJCzcqLTA1Mh0i62C2LSsz3rqgdI4kkSCqCPkgBxSJfUs9OgbJttho9WGCLtCHZI6Sqidfoz6qryCxtpoLrjaqefY3xx8SSS+sFPMIFQXRS24vnhEiKzhEo1rMb+C3Kk2mnDC0SDfctzwI702/A4+/cASy8if5CqzLLDeShGsxwBjDtCGhCzoWpjks21TTeWTaVmFhEJX0EXNxE+6AztsK0ScblrOIufUQxXFVyn7eCE4G6RJvpR15DA3uUzqzy6QdP1mqZyZwkqqLLmUKkyhhyaa4f/KrM1Q3jslIo63zRjbc6N2T4LpoLvAS4hB6/DySWq49BR30J68FnKivArmU1uBH9UIyZsO5A8dcWAbLaWFmy42IvD+ZBCjFOi210j0HgXqJW6ZNBAk5nKMbOKFrv1xtSVpaumbwrrTG6NIFd0RuGHFs0giWAWKeN/+NiTpMDIDq3FNgTV6i7329tOWtZU7q+/utb4Vl+SatW55oTldfjDOQBnFm2UGS2Qa0EifNtM34cC+DMmK/0SpXfHevC4/BxVG1ccBqy18JqJIlDHFNbcvU0eUoF4fN4RvNJfwIpltc9HMGiOsrcL6WUpS2HClLGVJKlcgWgIVuJXnNc9jfPL/zeDSdK/BMUZhAbKaxlw0pubY6jAdW9pO5qS3mvQuYNYpD3cWZ7fd7Y0ht9GNjUACGtFESjWCu86mZoI6e1DqH7bKG1qYRp31TRAdyKrId5BDkxjhZkPkKdd3dsOCJdgABleoDWMQIxQorYpyEiHZC3nyJKPghT40QZpM3HWpsOQFNeza0V8eQpbTJcqGP6HVnyTlvfDw64Z1tNsNSROiehXSa0cqYrrSJUiaxS5CNKNZXsoTQoTNS2EOwg2cdGgi7JyuZovs2HRImJ2NxVEox3vjyDCDmRSpr4mUAZkl6XM3++CtlAdTFx4xl5OO9GMvAuwEz64SFWLixx8LRGYy//9BkqOxbT9+qYvG3LI7bgVnMICK13wStjSJXY1rbATYknwntsQYTGMTWhxtKCS4jfDnMdOUjnrckQJNVCpceYpl5zi0oKDMrRv/wIt+2ojD05SqJhDpxBJW8IIOEEI6qkGegoyDqj8uxwfGYoERarDRJdQpMD0pAgJeEIWRktQFbsggikKkHXeEtAYnTckKf8Kk1XwjZMQB23nYBqkkqbQvsGOPqFz2sFmmzkyWcU5SY5U0TQmkXg4qDukcN6FRKY+WOGVU1/xCHTMhZnrVaxvrFtMe4LBlX0MaEvlOlju+GEkxEGul0YbFsob5iH7aO1xEatYjncasUQJNE/4uMv+5sO5obHZRR7SWQiUC2mMfrDmmMiU7NIdc7E8e2o+bYDijGBIOJRCLyPA4xyKPdtC0g+1HPa6QHb/Uq3NKUiFSWfPORkose6DUqVfz8qlKGaxhBHXVDs8KJRrWraAP0Wu3MuUmdTS3HSwYwApqoAJCIAZ4sxoTcsGKK3d0xAII2GgUcJCCfmSHMAMAQRTCG4UswDSUy/HOXNpRBBDUAAmqEKE7kVqub/q0qlyl2J08qJwX9keGtSsTeNSEnbOmK8BHPdUgZzcXgPHUldh0Ye0CG6HYheR1CVKWdfa2me/ZCbsKMxFoX1InjrHvjcgVj6m85SHOaQZJ1RvLQJv5ovX/paw4cGUr01rYYOBwtsi64R9mphRAK/WMmAfs0mSl/KXPic+qsMKadvXKNNtqeGqPY8jVOFhBP7EHMu64Qh/i8IFziMIcVhCBD2wWIxUt5n2DWmMg+1eksO6HNxFFzDwBN5EkocN9d1XIygwnaHvmpkhHzE1B//uWeojBDwttqCJb/NkLixjJfRKIBWxQA/Z2IBP4mYxDLLAEVldxBVm4b4ftFc/h0PelKDUe6JJTwlKFDIY0el0K1YTH9xiPebgLHoAa087eMQuSwc4bbYJHOof00pQ4JXGyPSNKAy+rccPJ6r8wxx/f1DlEtTK0Xy+baD52BK58CV9lVqYYTJ7I/zMns2vMZuq0IcJrqYObn/YmeOPMXgSM+PzLJKX0pJ3lLCvEfGxB9jFlinPlvchjDYibpKaBLxdfMMHJBe0VHZXJ6GU99eAVOsDmc7TcE+dwwBt84KSpdjCCsnXPI09XTbTGrzvnYlRxjdxKVDFvxdtrST+K+6BDi/LCmPpIS8SA3hdQ191Js3fX/uucCLujHrb5bg2yIYkj/osghumuR2wNU6URum2X2khIo4AEeUS4d/iCnVgTzk0fk7COQIrawCIc4UV6en6P1mOMV4M83IhKLlzr9p7jx80PufXTW2XT6yRp4O2BrDRXnZVVMcRJQQVnbxB9MSCtuVKNyUV/zv/GMXMHij4V9V3Rm0TQ6c66N/k5KoW1487OkiJMq2DJ+MSsePKxcjJ635tOgXxoEG258wmPUL5Vs3fhf0RhP6UABy1/swHGQAYvkCEHcpaT+eDzm7wRrD9pKyebMNO2vvvvSPQMlZ74rXqFqFhG86yn0RCoeAO2UTFAKGkHS1so6goweAklwqGoAqusftgIMViVl3goWfmcYomul5IEZ2kXoGoHAKgvmLqPJwIntWAOapK8zcIXljKzAlsSYeMPsYm90IGiZ9KvMPq9WNGJvvmiOHGj1SGNojLA7NGq1fMWr0Ky+YM6tMIeCOs5ssogpOExamGi5eKjekOauSIf4KH/lXNjvV4TIqr6t9zQNxAZKHfqszwplrAhCA9LmGiph05QCqTICihbLSxRvj50it8bF/rhiMRQoQF0pcSYNjDrG4PppKuCJ6PSFYFIATCYAysghTfwh68ridSqNqpapUHMl6FYi7GpOd0DEbcKDIppB96qm3qRvSDTnhxpBx8qNDI0wMlrnZKQukubLkKAEpv6uo2IEnVIO8tph2PEKWI0DV0ZCdq4kYS4KIM7kMf4DhKMAhBwg217C2FJlmYEDFtDArIzmYGQEjzKOjbqvUk7pQDjE1/7pHMxo19Jw9lSn90bqwdzqtyYlyNDlDGKtwhUsKc7kwpZmwgCtPejn5c5/6PRi7TgKjEMkZgWm5+LgZ6yCg/Hichz8p2RwRct3CzzCSpsu5vxGUkYyzA1dCI2SpIMaglhCaBgIiBiMojI8kPli61m2x/GkAsyTD32savVoJpoErP6SUlpQweVm4NzKIFRIAbb0SW1yRbFo6k8EbBTaZYa+UTYSRlRDIm/yT83NMk/STEjhJK5iQ3ImL2Oq8WqWrQE7EAV8AfLcYeLYghYMUbD8AhizI9jGUYgWRUKrAxnHAgFCUliAQn0igKYIrwCMTRdgQtmtIciKIb2Qika88tL6aT5kD7kaB0Pe7ZwkhyDYynUoh5VWhJew8n4SipwsYkyG5CEkJcv8jEhM/9ChWyhJOQy/hG3ryEUzTo3tLotNUwwe0OOd8u6CwOtt1K/ESEfF8uu2cwr1vTI62kXtLw7Hby7g/s9gQqXvaCSXnk4PZSzmuxDLBurdAk07ygiQxybZkPNdsIV4RIqmNidqDoTGMCBORiDMLiCbxBC+jQt27ox+eMaQjsTiTnByxq40GGM4iozojNCknMhz+mhdfgnIYROFvoWtyqyXZQu6lq1+lIvFUgBViFGg1g7lIqVhAipqksB/Ai1JMiCGd2oGmAoCAGYTrQHxDwp+ApJnbAAP0CALKgBIg2vk/KaiWADNuiAEJCAGTCAC5grETMS7brFODKzqCmYwVs/4Aj/w4wDSsJJvMVbDW8KyaPLuSzl0EfzNIG8jT0hmLDAu83j0r77MdCLnBJjHtDylltiPyt9MAlBQdMDMbAyTQgduLhqJWqymz1dyPGoznn8ydqYDqKgCClBiikhIHTYh4yhSfKkuHz0P6PiGM54I5EMRJ2ISuAwtv6rDHSZoOnpBzFYOQMogZnjEQpU1T8aOjvDGPh81awSK55CLcKKI9lSB/yrG+2AMfHInYe0DK9sRfvxSIRLmfGRureEgSTYqBd4ASPVAI8wDQAYNWwMSXUYAASIAhJtylAbNVKj0SzoAB9AQL8oRMDg0crsmLmkwIxaqChQL5IitZcKhzqZkyIg/4EFKIMy0IESMCocEzLFwKH0gEFpEw5xUp39KdasRI3BYkOKJbAXwwtOoYkA4baObVSmo833iQzAo7E4/JczGVYdE86duC1NIzL1WyttI5+PZB7OYhjPiJFoEk5/0zJ4MpW06Djcuh46wsmNXUGbexrFsItfqhLwxIonezJQTT4DmcIZeR1QzJQndNq40NLNORcMvBCWgaeji4lJPAcDqAPZqYsgEjww+kTXKdAO2ysHajCoY9CI8CEIkdgYerspBI9oYcVTvRgZ+0gF28X0AoH0eoEVAAHwUq8efZJ+cCnFFIwdTS8XSAF1uKjnItckQAAbqC+GQghmipQ3LIl87f+sgVAHNlg16VIvELAB1QVYyryaWPmGDpiAMlgACRiBElgtM/IywFNHzvmWOQKq2uHSmYFCyVmf07tHMWI+9igOzoDHOBRITOEd</text:p>
      <text:p text:style-name="Standard">RyM6W7E/22CdnUun3EPZZ6Wr7nnIFdGUjFQ9MkULEnpO1tNJqCS3HJOg9TQSGOHe5JoX99Wk6kU0STGnFLkJn8AZpCAGPMQKLZGKgvhUrp2snTLUExwOxqDIKw0Sn+oQITy6kxkrisqTb7AAHBCFEngDHKAHTxCFcyCFMRABX2wtZnvVDzlB2HGeMWKnAUXaGwoMdBjcN3S6LKMWE6McRgMoXNSxW7nWh4lcklIvDYiSlkqvGmj/qGOpB3K9tR0RCACQrvFSohtRBwvgVi4+lCSkmn6QXQFhj6lbKC42Ch/wCABQVxCQB8ZYnCIgAglQ2BlAXl8LHf2ZPGD7zI8K4bzrKWahHt8x1v7dyEPxJLWIwd/FvodNPdQwnlhCWT8pYohQxYsdishbrlmbUPNAXFAakasLss6E3xPJIS/sHuRZ5cbtySR2i8E5lykcE458Wt+B3u1UjAKxWp3JigIyCKmwBwymOKNaN70VjEALXzlVKuIARe4jOWTDUOH5C3uAgQ8QBUoQBTdruTbjA08ogTrwAWWZKkl2ne+tMOR5m6JFxZB9CQetl/WBK+XF3rbQFX8ajQyt/6aui0F6iQkFtFE+zolvYGgXUIV+OJbvSkyUcg7QTUxq6KAnGUxRe7UOENr0QwmfSNeLNo4cqQcLKAb16oBgOaXORSkzYgkxUIEdMF4HyAE/WQyJ7TJblEiXjRsxik9+LJPZyRT6UeoOaT43obYdsdetAeDZc7Tp9LAIQRTPPJO2WBwM7eQlVphxHMsgiyaqCmgCblbUw2W4sTv6e6bcOkTLwzcNfY5Zetb1Q2AiQxGkLjSgwAhWwdSlaCx/AJoog+bJspANXsllyTJbhKeKqTMNbVWDOBlYZeCmsQcNIGc+mAMDAAUhEIEbiIM5MAc+SIC53a9V3bepHBjmjb+wmP+//dlKyMgqZS1COEI9khxLfKsHsxyNzoRiw2maJY6TjJg6ye2DU7aHsEMCGEAHktDjW8O4dkDM8UKI02muNNYoeX3n/hCK2quIOHYQj4guF10ObnQpJMjG6tEJ/8yH0JBVjWWaicVmw83qnj7kGdyuDVYlbHObu7PX10qNb3oJH5yXQ3sbUJa+i/ETqcEpFhtEOdoxmm2w/EW0+Um08rlCHZLl89mgNGIPTT4lXOoQx+Y3ntuMRFU3x2FDt5En7dCTySkcumAJ4XM4JzsgiUsme+gSHveHAzI+A9Ja8STyqbCHAxJyPN4LwDZRhvNPbvTPKI/yoohyKJeSKGEVwJ7/8oWTki6PEin/8ihPrS6XcjE30SzP7A+wAhu+gsAwCBgYbU+QuTEH7DGXEibvcm7M8sTqcjwHbCdnlUv9hks98ysn8z7vBx8SFsDm8y2fcj1/bhPFGf9MrYOglCyh9Dv3pTvHGS0vdMB+bilJLaOotEsTr30gc+8atRfQAIp2B4s+KTuHCMQkUcNILF96knZQ4yIV6V8sczrs8nR9AWwk85H4Bha4NHmtLpdILLk7qT4Hc8tZdF1p9Gj5csC+dl9i8k3/c02vdm5HdFbB8jy3cyqPFkOf9GtHd4arCE6vdsvJcneP9yz3JT7Hdk439zuHcnGHdj1Hdzwvc33/dU6X/3Itf5JtB/h4J/hCX3hoL/gul3WBJ6Nu53RwdwlOP3h4t3h033I8n/Ynx/dpZ3gpf/dMf/iBlxI+H/OMuHPqbCMRQrIXIsSluMPw9AHCxmPDViBi8od08AdC8AedVz63/auMm+bzvPAE5hekW2owbfr2EIM+YLMSCIPyYqaj7ICXKwEswFV0OWqnF8Oc/fpYNPqfGFym1Tfn/JO5kYQswS17HM6y9x6GVoHHomxd2XVWx9XodgHnzjg4Ti8zPqoXUWOX7u6xOrfouugQtoeMKjW73wlnR6mcpal1++X9VXsM93pgfnqv13ykZ/p14/wOLtrzDPvO//qxP+rrEf3TL/96tMfZ0H99uF9lsc9r5yx9xFd9tV99pKcjT942ORZu/3zu7yS+pwjyIz9yZcIScZAHLEAgUM1IX9smVrqLZvlZsBiWwHCZMOKLcJGw7b+V4p6l8uiAOGjhMHDgKGkHOO/sMBCWOdP+pJm/7gCzXUKj/nCRFO4grosOgPhmT986cf7qobPXTt1CewLrObTnrl/EfhPd2aMoUJ09iN++1dMnb5S/b+0uWlzYDt1JlfbQuVPpjuVMhBfRIawnZsCKGir2vbRnj6OFJDWQdOik7lsRBDVcuLHZr12/ASCiqKDWbmPGl+0sGKmRpQNMiwkF4pSosenTFFfOdi26Qo4GkAr/I7KFOlOoxYwTg148mRBhu6ENEaqNSdMixbQccULuWPYvw5p+vVYeTLOsQo4MI1ruy3C0V5afK5uNifquwJtCBa5UrFry7NYNW5u1eRjm5cYzZUbmGHvlSY0du+ZcLDm5btQoVat0HjstzIYrPSqsznDx3+UJD3t13TDl6OKzcw71jlFg64hS13cuTJF52oeQpdL2a92eP4NCE3omUUKANRQUb/2wx0YnCn7zj4MPOujDFRL6gI4P/kCYoYYbRjihP/Jo8IYGItwQ4jtDlPjGDfEM0SKKKIYoggY3uFhjjSnG80k8fWjSx46axAPkJ+HEE2SRQCJpJJBGKnmkk0jy//gkkz0eGWWTSlqZ5JR9xEHEDHyU8Ikm6/DYxzo4ENHCGSWYOWSTS14JpZFELhlllEuGI6aUVAaZZZF0HnmDF0AMESWRUzbp55x7mrmOoIT2AWiiWua5JJB37llkKRiYYMIHN1RqZh8AIPEACR9oAqQNUkxAAg5Q9qiCFCaQkMo66+RIpI/rdDCrpyLYiaeRUa5K66vxHMpjB6V6OuSdfchqLJC4Dnupltb+mWOSmPZo6Y/VFtmnlpj2aSS1Qh4qZLdF6piutuRuSyWQlYarJ5OAannus97GiaiW/saD67zvOlmumD5i662k365bsL38IlrwuvM+zC255NKbrZ4NT/9b5bUSvxmxt//CWi7EScLpsbn3BhyOJJjJ15VMjV0XUWwgfbMgMQpySCFQ9rzFodBD/+PPKPHQaOMQMr7x4opDsCjjDU2jyPQNVkd9A7fiZllmtz56XSayn4Qd8I9WInu22gNTDDaVh6Yd9sRgpHnGGOt8QqYmIojQpR1rjuhjubp+PTamecadarVWlu0uoIS/SyUQZHgBNZZcpy2s17mSnTaTk1fOJK6bv63j1/GKvXkpIJhg6hDW9iFCryZMgIPpYMzqKrDh9OEjBlI8cEgqRLoLJKm0f6CBpIhPHA+ntL+K8ieksvoB75rk3fuqpkZveKoIFwmDBhM/y/DaiWf/uySugPpIL+kMk7552uGo+77cflpJ5Dqnl6/r2OJmy2P3K13q+CevIkXpXGk7F/nkRDzTeQ1bXDPgANvnpowRSU/yg9z8FgerfeUPflVK3P28V8G3mW10woId/xKXp3SBz3zr0EdQgsIRjDzGhhKpYXXukzMFsYFDExpihTBEtCNuaEJIXOLQbgiTASVkJnvhoYH+Q8UqJmRAUmwMFl/SHYy8JItBiQ0XqViTFOBgDgYQATq+sRd3sAEGH5iDEHJQmACxpCtQNBAO/xMzAU2RM3s0jVqEgpGVeHFAXsSCG7rhj7QghjdZPIlh9Cig/+SxNQkRySj+IRkrDiiHXqzi/14GmUid+AEEPgHKgAQyAKe4QBwIcocFEBAFqAglOyzwwwqwkoLvQAaMFrBBDVbQgcTkUZKAfOUtVSEUmwiFBWFZgQoy0Q+IDAUsNbilGxQZxcekQAOjqFAWMRJFMTrRinvxzXwiAsx1JvI/fYwiKaE4RYpIcY/mtKIV8ZgeRJpxknqcjlCEw5krVpGLYtzjKEWZns8kpC+ACeUYy1nPglKRoaasYlf6GBuOcqSGwumoGHcoxkD+k6IAqihCNcrPQRYGpHfJoUsB+s6JjhI26rhmWihCHO7EjDGKcUiCOvGRTnDokY/MpRGZ6NSnQtVBXBQMRIAJnNqkByLlueHM/v/CkiiSZzevyUhaAuMZRD6nhwpxxxU6MAdPlAALjUmIBcBwDiuU4ALf2Gl2pGgYjtinK5cJkE8JeUdARoQvBV3JEyHSF7S4IwXrkIcnxUiY6sDziRiZT1kHRBGKSJayL0nObDpTEUAOB7CJGeNOeqICQoyGrmGpQQcIUQ930DIJUaiBBnZaD3VIs5cvcIFbvqHIzxZFLB24gkAA+dnuVGUFWcClVVkCgF6CwA1LUYc6hrnNp7ihJpFBhxg6sAMJjMABdtxOcUybzNuEJz2gHOtIb9gViMrnN7z5S4GCKTO47EW1N4mJzLzaR7/SpCFn3ct4Uire2VQGNNoxTzB/ap7/whrGnDYJZWE02xKafLLBF3koYjNzE+xkdrN+/Qx5+soZ0aC1p+k5ZGPzSBjnwufBuWlshuuTHvsYOI8mhq9qN0xGm1F0rOdEcD/la1GLfKMfQFwQh/hjZX/wJ6pC84E9MOEPLF+IiBMCGpfDLCGhUIiIuSQzmiOCM5C0sR4fkfNvQYIgOpvkIzhbiJ5NshQ5u2POeq5HP9Qh5628Gc9LueZeD51oKMv5zQqRoycc8AYftKMwmOgAOURRgjq0ER1LwRmh94wzQyda0JFu9JtxxuhWr5rUdx41or/BSEdGOteuTnWqRx3lVf92IHWQBHPpjJOP1NrRf47ym7ci51dz/xeVV6ktqcHSk+zW47e0JKZPUjCR5H4XB1rpM6lZkATpkuUjdxY0nz9ShKsQN9BzHnVRovACFaSADbntSS+hYmc36nkAIVhAGSQwgxI4RM7LRrWu/13nPAt60BDfNZ2XDfBYMxrVsj41ntftalQj6NSkRnbEI81wiCsczymXtcaZLe9S15nQdA65vO086o6zW+IbZ7XELd7sR/dZ5j/n9cZNTvKcP7zW/w70syO+lZvf/NVNz/U1Ge5xQp98lr+G9aBDXmdnN1rqJNd4Pf6xIHwWtmbsyU5h7HOdBO3MqD3zUA21bPe7byik+tyoKb1Zw1zyHfDzzeia+w5KmwKmrf8fsMI5xiCEeAAhDnOwAilEsA9FDn6hmR88513Kz83zM7KT9eRL/+55zH8eMvroQye7aPrXl56h1+wHC5Yg3BrYYAlLSAIIsvCCGvRBHYfsRycAYMvdggABqqwBCFbwAhz8kiZFsQECqH+VLICA+jZQQV3uYgEA2CD8Nmg+8sXfgRTYg8u1vz0IVLnb8A8XBvT0bAcmUPADjMAAHRa8Ja/o989z1Ou5FOp51nyh1P/9X+r5nwKWlOG5HgGWnuvBHucF4EYtoAJyFAQ2YARm4JoJ4AQSHgZa0f4xFOFtYAiiYAIGnkZt1nzlkH1lYB+J1Gi10YIsSIMkUZpRCN7xIN7/MUYlCQRFCMdf6EYUNcRgnFZ5rBXaZRWInYY8XQdnyEQlfcZeIMZefcOmecI5iIIonMPkqZEIEINpbURhjJhE6dQnNRcT2sYT7cZhmcV+nCFoUAQWwEDrUYc5CQZlmNaRCSFVwQVBiNZwjBhXeId5jBaJIUZNiIER9MTv1cALSKK9ZZcPEFhCiIE2QeI2ZYEKLIEN+NJ22MN1iYVYREEUZEEqvkAqHhNGsEFRpGIs2lsspqILaAAbDIg21cAufpcGWIAq4RJHfJZEFAEJLIAEGFwJvBFFJFYP/YYUqcR9SONxiFdEVCFnScYdpdZ/VFVVuYdmKAYgUhh0hMcPXhZ//4FYc8FGdSQiM6LHH7IYDhEHNG6RbLhZIVUjVgkZVV3Gd7AXg02YX8QhbyDGj42VO60VdRCGag1hT2HVNyIiZP2ggQkGfQWFVhUGP2pGVfEjbrTgOsmjfgjjcsiXQf2GEqYEWaHHO2ZHcrSdzDEIlW0If1BIQjRVD+KkUxVkeoDVJU1ST/ojDw1VPEVGdggIIhmUY40RUeqRbHzVDt2WO3BECoCBJ1jBHDSe5a0UQJVRX4yXUYIkZvjRQTXlV4FROTHjZgiWOqSAJlBWh/2FWXRUX/XjUQYFPkGGHbbeSP6kixkSFHljRvbkXXzF7u1iKjIfDPhDodWZqCEIC7zSLv+uAAjAwBUM03SlQIU4xCv5nu/x4ncpV4XIWXK9gL2VIipK4nRpV0YQnxgY3yl2mz14FxKgH2A4hFQuwSQYnAHoVWl4lTd2x1PKl+lFEkABlCjCBYDAJTPKZVpiU1AS0juJESIpZw2V0lA5EXWaE3bGmHYKlnwx42OQ4P6J4l0uFlDehRuap3gGEoOJ5znlkleiFYbpHV9sUVA0Vx6JpUoZJUT5JFLGlCANVXTeRXEORTIhpGbwU1oKxmE9pShVZEXll21a1Ep10UrV54/NxA99A8/k4BBZyBXk5IgykTS2nYRG2EhWY3TAJZIViDWupWBeJ23YmITN5w7NlUwwXVT/LkVCaKaABVNEXeSM+VRY0uA+DRhadUVgTcZ3hKRe/sNBhdQRTgd1tlc9esVthpYnHRY03Wc0RuORuqHm6acZrgR3udEoEYdJBVo/tBGXyYebSobwocNZDIaciZpxfcMVMEQ9ZFqd+mgYFVoixYSbcpc7GFVMZZs7WOJFPmWg+UCk9oObwgeFtleGFVIUJkcucUWnQqHePSd2hgePwUVIyadfnShHoEcTzuONhudxDKOUflQ8GgYh/WOGpQZAocdZeZFvKJgZaodinaRLHKFWteR4GSteHpJAMhhgOKdB2mdhQRM7IQdvLGcuiWJmFMaGJWJ9NSN2wAVXZEavJiSB/wlVRA2Yk7VXSnJWzaAHbHRFWHkFSKiDzsikhuggOigRifLr0OQneMpgaVBSMqEUi2HUbyAkfJFYu05SKfkRRgQnfJUSUv5dOQJeTPkUVwmpb0Dni2IjMBXSEw0pg77nUAgi6VWSXBrrR0XSf3VrVzCSaBmUYjEjT15SJW1sSH4GD8VYLp3jUY7k3+UQImHT/n3Sd/wHWqipV5mhgXyUUHyUQt0XH+kROsipUeKqX6DlejoZNyasH9knItWMaaDVPCItftKsHgKkyBrtV1HsdTKjeHnnSOHsWo6lHmKUJQ3INgoUXMYUcnbYT40VwnpTswalSO1fRT6XyGotSiyWef/+1V+eZUPY4z3dp+OGLEYJqdJWaRZ5YyJK6F0OFeEOJyHRLLNWqM127QzaF2AORVExiBD5wOWlHzrcZL/i7oMMx9QSB2nkEFdsa1pMh35RrIKO5ZpOkap67jRaba9Okcxkp0DC6EZqFniSGDSaboGkhj9SbmMopTcumFj+hTiMXmlY7035aj5hhDcKYT20pWilRmqcFpg+IUTck5MtJCWxV1GOpESdk0sG6UvE7xRpUnekLAGTa3sYx4EICERAk35oLTX+qn8C7HwCpNrN14YZ6wva7BQFGRk2I8Sia1AqpWpxBTTGK3cqkvL2bq1i6jpOawObpY9x61dtsFrtbLr/2ld+dilktDBpiKTfsqcktXB6YuthadL+DaNxKNbGImRaIq4R/iNvWCQ+HcdGoq0TzQZQOi5wmJYMelY4EqEP32MQxivqCiShMYiHagiWfRnQpF/uyvGDZGt67lOBceVM2JNV+dWNLaJQzdjmgmXNalFfGHB0pNQe6lCRltQwflQerSl8NifCCuGa+QZOmbESg1F4niyr8gZXzDAi+ZQltYdAEEQ3/ANAQq1F6d1ZGiV3rDJwCpQykfHEGuwMliPeZtLpVqPevei/VnI7pgcUTy3jKq2Q8tEPemUhPdN+1ZB9FCQXSSvbZSNCfsYR8pBSWjGBDuZS0qdPXqLjJlmM/2LR/erX42bUieItfSJlza6pQhnZSVExyQqllV4wqi7YDyLzZswGk/mu/kKhPGKuIP1lzPDwUdZpgiYWNe9td+wsfHbsLkMTfAYUP9kXk8EhQvyQUQXRTGJZ7fqDiM6xHKsjubbYjOYndnDWPlHnfy5UzDzwmMLHZSlW5BagMs1jzY4kaTkXjOazaV3GwT5XriqHkp6VePIqlJbRUNbMSK3YQ1lpXt4hl95QbpxxSpDtURtIDd8Y8PpYIrVEK2ft2D4sb3AwPEFvg44XJf3Fv5rkPV6zctCgsT6E0FqsC3/VAlesJtmvMvkTe74qdyxzVQd1WIEVhEF1WnuRTWFHFP8SLnTwV3Z+MjfeB4z6plkz8876rkFGcwP/16+6Z5iO6/a+cktzmEALqZDWDIOu53iWVGAsdh2XUrJmlaM+54alFblORsZq7zxJaFw+R06ToyPzMzNeHBvEHQ5qyJVdwUv4wEjLcTA/ssDGJbniFLqC9nNlmILdrHFELR81qVcxK6wOGIfN8AgK597qZzmhK8w8qtNC9H0OI9Saqhe9rydBh3LWZ5V+NkYlq+iJ1j43FDjXEIOKNzaqa4bKmBhhtXZKEmQ78brSKBjnLXUIFlz8LDET6v9WkU1dWELq9ojtE3asXWqf8TqeKEHVaoQq1jqOEoHqtnlGcj6F+DK/eLn/Il4iM3AiJmBT3wWG4eyBY20r2SVmGy5Qc9gYTSkhQdNKIqg0C7SToXZp7QY9Sm15ytjHfhR1FmRyXrgfabbR1qd8ugeJUXTqLlQfERbamkQNTpnsTkiIPjd0465JYnfrBjKwfm9aOO0MQjEk77JY46VSJq4UC14D5pey9pVo/NU4muhajeooATdbP9eazljkXoZiQGmaO6d/VfKKRfKinyyESfiamjE0aZIh9Vc28rk0yjJ2EKrNnDGDqzmFQu1/AbA3ajD/faSPZbIlpQQ0kgY6hUfZepaF+11nGeuMtnJGQlRoB4jzFrF5/C0iavGaukQlVetlFad+u0T1Dvry/9LHxGpWQMoqaq1GlhqUhWl1EMe2fVIxyKb5ZGDqk5/WVBH5dCKoc8TtMtM4aExtc33j4IYV3MZ2fikuSqVdZLcEs8rEO9sxJXlRUf3Q3F0ImYk0nfNrHDYj28W14t6488JYDgNygAytD6snZpOGeLOoc3RtHlVy4Oonz4beE6mlS1xyFuV8T8dqBMspgHtSShpvARLvgxqkapEvZe2tdZZ7LqlyWhN5Qf5u6Zlxks939Srvcwpme62dyYeeo2bpbk/EOZm25Aaree7Rw0ewgPYXdJTHPuH7tuK6DlUnNk+zPcG7gVAwzIMl4z67yCbZiFEwDcbMOS80TAE8hm1tkP+X0UpxxafHuyanuZW+JyJLB4I+ubDL04z9qnKWd3CuGeCyF5LzNw0+cwQ6adzalMMWCE+nk82K2gJi/RP3lBtJmc50tIaIWRFpfL+G1O/vIUXlUAyvHTFDsXEVODU7tm3GvNvG52KJUiPHR0wg2PDi2LkCsNmuPfZOYTxi2IEVSPfaQ8ySXpOSZBJf+seDLUiQryR4kqem3SHWGI0TNFycaCKu3Sjd2EVn+ZB/PkCgs2dPIEF7/ey1Q6ewnr1vBx0abKgOYkGB9Raicxex4UOECAW2U9fOnUaS/dyJHChQI8GTA0cWfKhwZU2EDzdi3EhRIEWeIhW+1BiSYsmNC93/oQz6c2RKgimbDjX6MWFMezHbVX1J0+VToBRh2iupcONDghjRRgSb0SjQpDCzakR49WvcgQjHLjyYtG1JrSl7kgy50W9XiztJCubrUmZCvSAdb7TblaxSdShBQl25E+JDilkpPrwYUeDDh2iHwg08cq/KinchIgSKVDbUk3yDZrxL2OA3jN86sQne6V9x48Wv+NhncOBx58+hR5c+nfr0oBAZv5RtdS/zlk1R0vWbuOj3qwMhYiQb2bxn7HuVauZpUOBNsbFfF/QutuV4sEAd48+gzAwqiirIUApJIHdS0KSbf0hLiD76yHosrPImOgsLN+SB8DWjWmLJq4JkQ2q9/3p8Y8kvdBqy6KyKxsuIpv5a8milrLa7TaWiJgzRHoxcaiuqsOYSsb8Eb+xxt9kEg2ugt84bSUrFbmQpN/Ui26wgwFS6DqH5etqtJrkmLDEuzkbkb8WwTDtvRsfUYws7FpmrkyE396PrqblY864j/rICkbkZXVPRLpXQyVFIHMeckyS6wjSKLrAS5Cs8sGqqCbAldSu</text:p>
      <text:p text:style-name="Standard">sQq6AbKxRiGbTU0UKfVJJUjALA7POBVvSCT/R6mnnGzaIEe6b6HxIzh97/EHHn+qILdbYY92T8j5YCysp1D+vs4gmvNBRMLcrUzvvSwlLDHJS9ERUFLOjGCPMJNzA4xI/SluFlDyxgnKKQP8Dj1IVIX3W6VDMKXEbD8Q4c+vqGwYdhJCihsxkkU7RfjRvTcgGmonO0jgyaKyGQSwLv3mpXGtCRk+LCKFnDeJKr5n4S8vGwSod9yvv/Dszs27BBfk8nFq6cKmsSl2RM9bi+6jeKRe0TE2THtv0rXgBdHFHxQrikdpnFUZtxcrQldlJuRaTVtuE0BVvSauU7c7jGaeyFDG/8MIv2ogYq1nhNk9jSVZYsXSvbYbbPGvhKC3OLDHa6kXPzIqzkljliGwkVCqZBgZOVzaiAza5KwTy4djNOe9cQdgwI/UtPicrT+3zls4YdQE7y3Jbn34csOQpy8vU7tgposrIHn8WS2j/oqIlF0YVkWbU29fw1be+PO22kjkeDx5KoeT/QVuqUZv0sjV6i3tKIv2ab3J541Fv6e0DsxZ0QtYZltU94k1Gb8jP1weeNUQhNTXtSrMt0ua5zvMUFdXmWt4T0dAyBSUSSYgmgiJT+ejzJyC9ZmcwgphZ9nOyZTXqgax5IGzalDsBuQhBazJVd5JWqbd5xy7hWQj0opSVb50OfGNyzc70s5ZA6YZONTGLiBj1EniJCEyK4V9hWLIW4blIgM7C08jIdKtOSLFyvfIBOqzYOS1ucTqeUVXURggi0DSsgF7jE6lIJaOIkOszLUnYDPGXnfTZRUGEsQx5tOMYrvhHS1xS/xbQlsYs8dSnLehIwToehDEdgedJCYKWjEjkjodQT2Ne6heSjuijOWGhDx1iSGP61huMAU5iOMrYpTbIQsat0j4DCRVX7himur2SLyZpyiLHFDOvjEiG1mqdE2vHNaHF64yRKh4jw7M9mqQLcFhpTWBioxkXLUYzbITbKv22OB1WjSNR09q3PAaRsaRLVYjCo1fYpj45kTMqXZsgVa4jQthEcJV1k8z1LqKwO4nwYKIkGc44E5jVmDJ7zvvkI+P0p1lyq2T4FAmK+iEcXUXHH8lZzuW4mFGN/gODxNTj0vbyOdPZckf5K8lIHXin9VDLXIeyEjWVJEu1BCiDFlMTvP+wwi6ewSpJPjIQfghZx3ZsSHkctJhuGmW6a6IECzAYBYRO5TEjueZw4xJPCuQxCn9sxG+vSgtz4BnVhvaSUS4bUp02sxKShSZTZGzUoxboot0FrSqbWWYDueawnuqxhzblqbuAFqBwMgVmdNzYhSx2Jh8lTmQDshJtDFeYF9VwIPsEV02aBiWrJO2LhgVrydaENG/pxS3LY56j9tQ7Pv5RKG0V6bWQuEFq2YVho1kg+u5KH3K90Hdosh25lrgfHsmKKmMxTXByRRzoAIu5mdvoczsHziYetTA6sRCj9CObPTFUu9sJI1sspMJUIfGg3YwfRNjaprQc6CAH3E0SAav/GKbBCHUuLBTB9FWXS3qFX1WFi5QapC+AVSxkF4OdpB5LkOT9amKxa5OI2qQ6Gxktbeax3Sp/01i+lSy1SLoZ7uDTl3HdcbcBDJ1oA8lQbDnLocgcHZR8FkNlolBHgVkM9IL4FjLFK1vfedSNv3exBzcMNdZlTJED2MEzUcmX/aRbypqHsA9TzFWPenKE6fQZ2THqnXvNyd/c88OWmjfL4lSYK8+sMM6gySToJGa9Fnjl9GQkLUWGZLl8FzG+CCc4u1rur37Vq31Al9DGeiUaQzfMl5qnKC9LFWJ710bGrqdCnoqrVuazHxb/6WJyTeuBe/s7rQSIq5/zWfEcxVUb/zX1qSKqaYs07TCkTjJfUDVX/bBzvzS+6y0L1jGsLdKQCY7vPeGkSnZCHLr1MacwGLRuL1v3JsiEBNf7cVlIVZPn8mWsf4Yzs2796i4u6cVHYUKKizyYJN0FNH/luU4pZdcVTIYl2Ex0Hk6sDZ+tbUpGsBOhvbEDJQPKMN1uwR/ADRNS+ZxnNYMct5Ja+HBXzWel6GFYxLx9rQZvluFBsuWotnSq3T3vwxuBjEci1+fg8OpyBdFcoWE+Hbx8sV3tgnUBp81Qdx32TEk2uZsIxzWcMke9dAKgKqMn7IhoTyEATM19yTSuqKd4VU0iEINqPanbKMXGdYHket4ykkM+CP9g6ZK6jrn9MPTgSxK/6vhCITxK2M0kXT42V2xT5mBWwi3NRrx1jfKOs8Ut7odaGrW2saJGM2GIRoyVckINTyM/biVmHlSbwyy5ZPrOB3bWzRDYdjylRtqmllVKS+30NzPOaG/T3cwLiy27rWEPSG1uQeUPufJumrr0XxVjK3CNTmQ4uRHK2Wye6oYms9QhiSuz/BsU74RklPlP6Av6hq0klyuKAsuKyYn596GjY3kHcivVWnjGSosYZskaYPqUnib1EjfIXlamT24jB1WH4/vpNP6ZbmCB8kx3FC43iApCoO0wyE3Tyic3ymKoOMRDMIWJDGPcgqgpGG7BSMuE8qn/IT6rWzztfEgFmZSE5CYrQqhvcObp0mLqebaurrarg45mzfRIdrZFt0QOQJhENwbLJTJNtKoEuxBMf4JPpZCqhKpFhiTra0ZO+CKwAr+pT8htzRKQiW6Ip4iisoqG9PQjT46tnfgnLGqp9FZoeZZH2f4qTGAjLzCuJm4uvHwO2iTLXpbtgMCopqbLPWBDPb4BHW4luZTrOZgrWAhiWMCvEIsDST4Pn26KUHaNhHLtOrQHjNolUOYsQ8LsqJCsSLjww9oEEr8OAbFNKmqjZVpj83oLC1GnQR7kpBaJ4GyPApFCQL4Ev/7B6GqPtagLcLbMHvBlFDDBJ/RCoSYEyyTl/8lkha1Qz5jsDKG+B82AKYIAz326SdjoBEvQbTcEB5q0KxJ7T1LKa2TQy/BuCpAAxL5wIwvDA/367ZsEKVLWqMEyxD72sNJesR+cRs0sTMlSC9XOaBkbQ4SoEePkyWlox9EAhcOoDUsQRK3Mw2rWKID2rm4+6fX4DjX8Rgpf7K5erB8o5TwIj4zcD8lQw3g0aD4GxlYkauX+jLmyyBAL0SxAAgdf6FrGS6/4xcea6Ho6UYMqZFvCJUmG6E28x/k4LQHlJwa3jeuy537MrSs6rtEshAf15F6ybjLqDf/6Q3aIqx3wJZFc7Stdkfy4BcjQge1+pZj8pGFsQuc28QQtZf8GtxBmRCmfKmt2CopCttDTiKf2sM2klqmZPgwEa5B4dil0crDniMjjaoLjFM97fIYmJJLOLIQM+S2ODvK8AO99ykrf9Cf3woStIIYFX2pCNutRCjKcvIbHwhB/DuxpfhCIbqsvF2RCyGWMigTW1rARn6RA3kSymM/TSDCVlg1DOm6fjktX/AwQAW0lrsAlC5HK+igXP+cTDSt4ggipPi2t2gaKGuIZ7VFSHqmtkI7IqPO6bNAFpYKgpgJs1s3HfsKAqKfDxJCcwqv0lucb1EEcas02bunG3uRx1Gk9FgzjDqrBKOYYP0yb8q7EVoU8n6yV0gwj2GqBks4jq+ZCqXH/py7rP/oE7a6TfBqy8f6GsdCw49TR9kAP05asmnCSgGYT3DCl88wH8DAOI1iKa8oxU1gKglJvH9UFjOxsjGCtTaZGdpiIxFBpPqjPbzaT2n7PIy1UBu0D8hJKeorvQgUSdZjE8rbUNaRR+oaPOzH0zoJxsUwjJSlnJX/FV5wT/CYoR5Vye06xQW/JdOYFykaSzsysQtaSkGBDIYjHzuwvQIyJN/xNPJaCU/4yweYDMfDjvdQlPrmCw1xF1pgjLZyIevISL8UjTuEpKmiiF3+FJ4TnezgwNoUSNiPOU/PjsrznRXKzgcpJlUauhgB0xELRQz/zpoiUpooLZoBH37ZC/7AyhbAOQygP53EEKpZMyQPrSgd7c9dIM/DyjOksj3SqhFrPK0byJywesdGYaa4+6lLka7qERP4CZiHXLZemFTYGkgPnkq/O0wdzhgxb9bdCLk9y8X3mzDcuQziSi+WsqCDa9Pu+0DzaMW6kNee6UHtGhUfCZFscj0bx8cusEj32o0Ia4kOvawq5CkmOhD0Jw6PutGwW9ZD0BRnNqV+0p27KhC70UxKq5zTLdZqy0mNKbUDLSgt96B2LEcPaQy4PrBoxtHUo5iJfAySs5m8k6EJ3CtqeBHgESk80DlhZTIy4aTDbZVfJEZCChOu07lADS4hKNQgrNJ/uKSfC0XTgNP9PxHYzsFXoFCitIvPZLJSxOo1QUeU2bspr6oi07uwhZYUzMoRwW0fKJPIdd2hIYwdpswZsGkgpLbCd6hGkbKRpR/I9LKtoUGQ4hCM6LueK2LRgYU7S1MUwZ/JclapO78PyhuIjsWWM+HSBTggImZab7CkKAfR67NSPKivxWKdTJNETIfVOWK0WvQ3jPA122JBoTc4d4nMOBQtFNa5LeXEd2q5BpQVLkwREdfRbN/NtAK7Z4lW8Om5OjOowkvItXUPb0I5GqFHKDiVLDkjRmGR06Csxz20xoTZZ2S2nRMJMxC9NsC0z3JArlCpIZ/CT9s1xwvY/hec3O+7c5ENHTAj/fc5uZQFU24owjbKDh0Kr1OhtT5uHnmDjK0uiaMDNeegHhVPjhfWV8a6GjPawHpAzTZ/DipajJUmX0NZjL/sINkHnUWOzzTQxL32rjX7uT/gJY6y0pkZutswT5/Q2nUJuI9czR28VzjYjwCCEfyZIgeWxpuyjAG/X82w17QzIIAYUnsKwTkKIlITPPS4G0kJ08DSoBN90gfjW7EivbUPT3AI422BRSf7lesCRYYDrqMAwKHED2+pCPrcNthQLY2FnNCSGxV7k9SRvxyazWAFz1MjkXOi1RvXU2YjvT+z1Yk1EqajwdsbHQpBxpuaude8DZepWnxSXRlcJOjNRLUkq/+jC8I6YctKm0Wl5CG9V5LiSKzmdIxCZs4cL7XLrExKrCZWq7o/yLBrHNHaJ74I/dstKwjckCWMtOUHIBCMZ7abkl120K8mI9TOv0+POsQD/NF6jk+imMWXUAWWh6q0KQr8OJ/PAQlT7Vt7IswP19mMoOKya1FXB6GjPbKZwhkKq7VQGRh3WxmX2tzMFaaEmzNt88i5spR/6oVbyadIy4gwDKI58EKH/0mdyxJlcCABllfaw0GHfdnH8i/OWLMHCxqZEUyoPqJxSpe6QDUnX8+NGavcCOio/UYBIsA714l3B55U2NWb0g7yAcgsPVaol8KOT7E6+4UxTUmBDd9CkGf+6eEp7j+bSHFqVSCesSW6Rt2WMkbaiF0IMOuAD+GAO/vqvrQCwB/uvSwALODJhCkjjHgeFZIzCPKrnGm08NCU+/c0VRa9AMdYREeJ45zhKRw6lFksgzDKasNnViDEzXU92Vrd8hLFXJwiDcI/20k+plcICjAABVCAFNJE2g1W0gJd5zAVBGZgiLAAAbEAFNAClnxJesNi7CCdywzA919FbgXhK5WRbfghBf4rpRq5Bl4ZLs5CD4aR1bCR6XKmx7PWIf9eWa5UScy+NpHGWiROGHm/pRhQfF1eUZPuW9w5T3vLsWibA+eq+iTIqy5viUs5zK+dXlsO51vq5QvpTYcv/fDEy/UxlGVfJm39OhBvMfxZDDErhA0RhDs7hxFHcxE2cD0ogDDhvHJFSy2rja/P3hNuFpmkPHYhGP/Mr19AXrNHMH8uCFtfHpRKDwD2xpMoyX37FNwv8mijjPY60a7QnWfU1W7b7dtD7Hu1QIIoABGpABajBB0A6BOE2TeyI9JTyJ39YMPrBApIgCkBAAx5lziC4Tn4itjhONyVlu+6I1FzteU2rNCcTvKOxsWhGiSI3W7UZhltahYdXdXGpwlPi8g7iqC3shCWE2t6mamH40wtDimG1hO/ViMVPkzxzMW8K+KrNtV84K3TiG04aVyZKTQfC+yJ8o95CBpUoeGHp/7BUtUSB03tilISVDm0b7EU04AMMwBPAgRTmABzO4dk94RxI4RwOux/KegYV28wvGX/Uz9F4xpm22ClbIj4Bj1zZd3709Uu4EpH+QRgbXQFRyswx8DY2uN6si/EWJ9hsubXBFJcZUnlJDZcq3awEAwBAIApwIAV2ZzaZ4qcDcAUPXVJmyx3qwQJs4AXkQAN+b0s4ugWXMrP6+D7IzypMCDT1DjLi0b/XrLu4Hf9iCICnVlkEToANM1VkqkToh5UBZ9j7CoCwxT3QmNusi3A1KG9iB4oocsMYN+k2jje5ZJjThortA7uDNJnf8SIjqhP6rMFZUlhyPaOasx04Cn2xD//jQkdjwPsb/OEGTPwGtqoS93nCYQy8COJoScM2VJir1MMdNuEGtEACDuAAxgBzYJxOWae7/OXY/CJFbEVZytopKitF2MQx4jOQPWubhNEhmeoBbfWjBJrneCor8EUVfnGs5DvN/hQ7datp2kHb+yH2Zz/2TW4htt1KiuKKFEIdrq8ggMQeq8WkN/spjqIeLsOkB2DhcWDMT7r2C9wpeMak3cEd1MEHgELb26EdUMT6Yxsml0mSLsMdLAABagAJYMDkiL+swWckQELH1YEPNRrx08R52hO4ZtpkSmzL4cpx8Aog3KETSHAgunoH7X2z189eO3T27EEUGNFdQ3vq2kn/ZBgxozqM9ihWhHgxo8OJIN21+2iRYL+WKzU2rKewJkKEEltiXAlyY8SHES9ybAh06MmOESH2hGjwJ0ihOJnSlFg0aTuLDk0yFYlOI9Wk7kKC/PgxZ9KzZwnao1m2a8J+39p968RmLpt/ePPiveKD7xV0fPUKHky4sOHDiA1j9Keh3DlK5iJ7IiMP7UCOJDkCbefvBp85N/zlZLpR6daUGxc2DDtzLem4C0+XfEjxmz4gcyYc2DCjROaHwN1qlFmTbE+eEFkSVarQ3UJ5QMDN4XPO3Dl6QMRZLR0WC4xR/wbG9LhTpcmXIJmXDto8hSZ5/2ouZBuS9Hq1xhEit6dv/103fxohFBZLlzG30EL4yVdTUcZh9I06AqmDTj/10CSeQFd9g2BEHLbTjzrkNUTUWleJ5Y5zH37jXFcqAYBAFC6EoRJD36xWIDoLKVSPRt/U089FSjHoXE3olNUPG84J1JVGFiTxAhIa+OCQSicy9BBNzj04VY7fTAjTRC9dZRBBwV1VEocS3cTRfG5FFFtxa6UEnGZd0YlWfeaZmRVQWlG5k1Ii7tmVckh9FGhDmWW2nln2rUcTopit6ZqABxkkIJ41haXWQlcumBCncGokEE42SSXWgektleeeLrlk1HKdNoTqTZUSl9mGydWjzjds0EVMJ4XZ409fUvaV2LHIJv+LrD/+iPABH5WYEy0/0VoBhD6DEvfRpWTu6g9uVoSmGUwthUlnp6PRZh+tHV0FFIYDjejDDVZoIcEULcQwxESXETjgWOwR9xJJMyLaqlKjkGEOtfxE1jA//NAjj6VxvuQefD6ZphFpBs1Jq5oIutVfN/GtF+h4ZmI158Yb8cTfOvL4QxqsHLG73Yj2EbochGK4WMPPWYCgggU4opMcQz0jsMLPNYDQwRU9buSOBTa84IIqSTMNggZ/hWVPESDU8EIWWUSRRQ1mv1BDFmN34IOI9fzzjRhNLh1F0zBcsW1DYvixdA0dyHyWGEus8IIcHXzT5M9RNB7FC42LzfYLKqT/UCRVCVnwwQ4SnJCDiiqSlhHHxL1bX7uDopeWfWHlmBBEQLVpXIKbTtpmzmBtrBJT76L379G9j9tveeKR5e6XNKE630Ys8WQeh6ZxxB7mwVF/e1iiZ0yRW/Cmad+bkNZpbpimbS89RwWlL9bRizJnXMiYJ39lJ8T0ehdhwtqzj0SBKev//8pKxw3AQS0rfGAMXiADOeZgDi/oAyyXKUqggnQFeoFGNOZr1JiGBxFORbBSONHHDbDzQKkM6ixk6QYo8EEEIpyjBHUQzrledZJ/sYQq2EvJiHZlDx8MYQ7UmsN14kCGMXgiMvRYB/TW0x+Mgaw+T9QIgdq3HRV5Bzzk/7oMV3yClIKo6SNA6Y8qMJGpDWZQQf5KiH444q92ZO1xaIPcC3AQBqjVCR0WQADTzvYCtW0NTPbIYw1cAIMkAI1sZFNBJg7SDguA4HGNY1scHwe5LHBNi1MzwgrMBkmyuSAFPVxLJleQBTloYFZFKEYfVXCFRibhbmL7WR/jKMfKEYM17tDVFXCwgzJIQAIOCEBs9JQm19DuUFjpiaRUEydmdnAjl9oQrGS4nLNsJSZ5ylZy+OQ8IJUJK+I52vZW1rIgrYdjlvGerSL1sYSMimI33BbAWiepNdKKR/WhTU2KmSM4USqHHwGTyjIyIOQMRzNG8SBNkme74fDOmKnJCP+v6NKJbwRLNKLxATr8AcCOelQv/sAEXuJBj8jEYRT2EQcQboAt9jTkIyHLk4R8gBtRhIZFYSoXVqYZINkos4NDqI4DX3eW5QHFDR8gwg5aYIA3SMmG89RiOAXGEIq8JFDp0UhnwIFETYimSxEhxA0o4yOdPqSJ8bEPpLQnnE+VilIISQHMSpYZEZELZW0tje4gMjLB0WwmakRLmbjTFJ58qGePhCUIbAACEGQBBymQUEjc4bPHLbaxk4NSP1aiDqrBcpNNS8Imo2BKUTXJBqgN291Qy1obqEADDFmSBfyWhRW4YAlGsMHfKrcRClHtZyqQREgUlwS2Va4djRwAahH/YINYLra1KlgCNZDbFHewgAQSWEAZDnCCBvBQoHo9ia3Uss2qNkUpGRxVUkjlzdlJ1YsgJJI1kVKR2fS2Xe6NiIU8lTI8xetgZiXoVWHSFi9C0T4za1k5q1en6p1Oarj7iqHWmzFSFYU4a3zTaO4LEfqksSBIQWf25BnQmnXQORTt1UXzd4UefvTFAAxMOoAQGTKMwk3NGRhY1ueVO56lHt86h7X8sUXmvBdgHWbjSdRkj3hU51o4NBd3HqIJcOxgCkQoQQ5w8tdzyQ41ZXEZnuwqkXhwlQ/Z4dBFVJSVjJkFC27A2HjKE6bRlagtaFLrTtAKp3+VBp21w1KtJNJE/yJjaop/ZqhxYCpe13DIOUXQY9CiBBcQWcACxPgLQ34bBRDA4G3qQOzdrkYbC6gycoq8ZZPMpsht6epDYIsCZIlRJAkpCSPoINwmt/aghQDgkVlwW/kivban9UMMA9ikKX8i6M6qEkpXIAZGIKQOuTnETXPDwS996TkcyRew6RvTN/nUaIbKqmIUxjGjYeflOUUvSASOSVXte6E/ubTNJ2SUVfJ6FOkh+E6we8u1FaUghqqX0bOD0/vq6RaGdgqMUIRmpdStcOYF5Uvuah7vqHltwOKTTQsV330F7SYfqYMuGrrfYPKX0f7B+OXHEs0/9OEFc6DZH6Qa5k6GUlDjIf+vM9YRF8rKRUOHRiUs6rKmkxtIiAdbauID+cQcfkkEEfjAB/5CjfrAKHK7Eqya2GuHPOBACT44sB4PGu4/eHSQAbtrIBdL60/ere9zt9PgVcXCXAMmvjz5vZocbtfLxnioRoN8PSsT51YMZgFNwsgNE8KIrtRxhX+IiHCPdIEbiNEOje7IRYdzG03yWDbAERntbEj2IMVBPrEMIPOWu7g66qEyQdZAA+pYc9KyoPlzt4MFqjel4vR4e3f4oEsekksjEZAFJLjBB0UxiLdzL54iYFcCM0iAtL3mzoCXrk2auqZZSsyv1UXFdV4hqBmlytCQnxGCOTFY7HqnqaeAJFb/aBTLti4TsoW+Nf+KpxOjs0QPpSgN1iaNxjLcF2Lwxz23ExU4FnBf0Rr6xB0+8VKZElUgthRupngk13DZMlFzYVH4g1EbsQ8wl4KIISz/IA41BxrYchPxgRNdUhDzd06tE2QXxEWkQTtjInHq8nERsXRDhVc+IW99EAIHsAAOkANwUSZtNSdEkXU3xCIWt1Pu0BnVAQeSACgKIUVogmeZcUXh0RL/hU3AoRbnZBlXog4p0AfiEB+LliprCBJfpCAb0VcpsUHt434AQxweFBKzl0ek5TYH1TFiEkivFGxT4g</text:p>
      <text:p text:style-name="Standard">4gYl2iVQMqQGts4FmUQ2vslkcvgAEpwAbi8SP9MAAv/6IC1PA2EzJ7JzE3v2Y1qlAkJjc1zWVKUpImiqNJWaACMOAHrLYPtPcQA4GKnoUEMAAiP0ISyOUV0/YNxCAGKbAKPkAMPtA9mUGFJoJMQMFMdlcnqAIkU5EQE/YbBxg782VXKGMS8hZOO0Eo1hMSBmNxR5hXtxM7InYW+IdV3KMgy7N/BwcwCzGH+gFCdXJPZaRPrsNQ3hMW9LE9WBgT2RJQPZZ45MRMyzMrjXYrS4F2CjFRdVEYxNJixKKCIEkYzGIPWOAF1DIGwvVuFMEjXiEPXgAOfGAOc0AP8XAUgHEDQYdzAUUTLlkd5mAFcCACV3AocWMbAxST/HAO5+AF8v+gCc8yLXxACQ0DB9rBjnkiDyVFBAvQAwcwA9GCCuJAEP4QD3BQHfxACUtZGUYiLDV3DiKQAkIwB5RACvEQiAeREaoAB9YhlHdZQ7fTaPwxBPQwBy1QmOaQZqCCDlhpDvTgBi5ICpFhADeQDj2iUuBQHedwUu2CBUPwAYZACkNgD+sACtVRCZl5Y5OiEJswBGVpc9ZBBt3QLu5ACHBQmDegUlYwlzXpFesQB1YQGdfhVXy3gcqREci2SZqXQSzjFXm0AlAiWUnRFUsAe6pmA1EAJUtEWWGjeUO5FK/3WLG3PtLDAkZwNx2QCfT4e4YUbBoVFtDXD4J0N5vEWxwIEk3/cjgaoDqGdZCmw4O0ISa7M1gTRF6qcjpKUWKjsV/gIxb/BDAEVY4GukQbho7JJD3koY6P4imKhhr9Z4epeXgFpn/E428EeGELNnAdFykISodLAYbcWGFqdl/nVn7oZRr00Y8aeDnlR0UbdClf0Y8IMVH1AywlKCxMwVEhmaR5ERhDAA6UIApeEJYUZiP9GGQQExmVQAlW4AUpEBOd8RnichFiVZoQQwmUMAdkoA/wM5bkEBkL8zDgsA6fQAqVcKUNU2Pa4WNdMXbssANbWQY6EC1kIAkNMXZveqfmUHbXckI0Z5pxQHaSIZT9iE+iaQCW0JjllEPYcykfsQ4lFRmG/6ADLYAPOakWi0kPZGAAkJGokHFSnuow+EAt4BAOVZUCQ6CqpHADNwBEiRotfJCrTbcRblBSWeow0fIBmgAp+kAPhUkGegkZ5xCa6DBj51CsZ1kJaFqVaZeGgBcR5Lk0rPRQFIEQLBFpMJICJ/Ihw1EPLsJ7bpBLhAglOYIQ6GCuzlcgO/F6MFKKV+UaGlKLpIQASzCwBItbi9gB+1A9ofZra0NaGsAG/5ihERGvw7hhLnOPa4Uo3RgpahFuAYpTVTVudgYTRUVh3ZOic0JFaZgyA0YUu8OO+GVvRpEqIUoaUrgdEhg9JsNfDQZNEac8pwISOJofP6hencJM9+SN1/+mXh0GdTgaUxfHrQO1nObUZT0lhE+EM0vWoipyJCm2YiZYeUqapMLSYi4Yk+YAB+vgYyojEJuAG/yApvEQD2TwGEyHEDQ1B+EiGhHxLcBJBvHQB15wDg0zVA5xBUEFMUvZB+twA3AAB+HgD/LgBjRmDnHwHvIgDgDicxLhA6rQAURwADJgBkPgBnWQAtE4djF5DmSgAZowQm7qQElBc+YgCudACl4wCiLkBjqWKjdwRGQgDgBqYvoEHOqgCZcQLeSwUjjgGKKQk8AxrJUADtLhBfHAmtVhBXFQUvRwA/HgBeTQMOUgDxkhQpcQt5epvUOwDtGRqOAQmuxoZnxwCV7/IALhALt8AAeVsRDLapisKw5YcAN9gA6Y8AZHxLrxoAmDax1eQAhegx78Ui408a2SmAm2JhxhdhAMCwIpMJQWYhHfYK6ENBD3KQcwQI/uADaD5AbcKhFFAK4ysij9cBCrBktME0cNa0lP1RWbpQ7fap44gitWiUfW+ZzagmNWRU8hA4YIoicCehThNxKjkUM7+kwFeV8I56DlOLzoxEUlNoADKD06UVDZErLZkiBZDFcAiXdHs2jxIhF/aWTzFyQiV1cqeh+4M40P+D0xOoGqEj1loY99Zka4Rl90N37GtHFsARspRqQrZ4I95ANjO7bM4g8u6DCMOTHJ5JBLZwB9/7Be6wAHleAJmqArQHcOQOAPo7N0SZQU/eAG5WAdNSkhmmCp1qIPo0MqCvEPIjAdQkCZroOiF9EOMNACB1AGVqAdPaIO4jAGNUaox/cN/hBU5gAOmlAThFBzlQClD2RRVjFQ9rCrleAFogEkChk7AoGV/IBmoARno6BS1WEAMMAUngoxniAu/AEEj8EH2ntjncpV5xAPBxGHBIREa8sQ9UBzMam/brEO1jsRzjF2pinQEoEJzNoC46wPJ8JmZlYJNGkPJYOVlAAOAh07GQokEtEPFDyJHDJFOlavesRr+gU76tCumkfCL4KdbfY1j4QENyYSC6GvlbN/lKIQNdxHkP+kNmjzOMH2Fy8BIgtLfIN0wvASFUxSxKdEJtLTGhqUiCi9FcPjL8g0hQ6FTWSNoES1xPeVskY2gQHGsvMmeP9lb3mlkO4ocmwtQRJ6gQuCUDsUJ/IEcvwXtO6FJRx6bQKJKviEIRGXZAUJTztHPmgIj3N8s3MikW8lcJDycND0ErwypCQ4GJD8F2I7yUraStNc0HE7BpURcPUgDgoDDn0AImdBzdfCGTcgChe0EpKgMAGtYVqIyg+kD3HAQFD2U9KjAVYwBw1MYcZDFoqDAy1QBjMwBnk6hEcEB7yLJsJyA9URvAqh0Iy5DlyxX/uk0OcgLozN1Z4SzlwVB1gQFnL/BR80NwdzcC09spjm8MuxUQ+jIMqUIDHMdBvPO1T60KRnKc8EaKjnECUFAoEblduH+UCzedFxeiAIUZIjDb8d1BmQCWXgZEMlgly6JokdDBdXdxC0txZrZ69u0CNpaA/HuQJDXQ/BqAEPydMrTBVG4iJRUDkaJREQcqDfugIdsD5e4yZ6A8EyQYhRsElzlAL7cyJJRnmrZsJSYjCOOOQ5oSHtsCN4AiFQoyDf526Ywj7FGGY16IVq8kwSlsg9N3R0+G9SIzXyt29D7CpvJ2/oMYeMRk/v1E4i4V6/c4OH7E0PZebTtGEtvURt4aISVxr7xTLmXOcWSCaYfmSIdhmL/7I69FRiPVUpdlFRKicYxJJRLmbaSup56CAJg3ulqIykurIOl2B2XZqRGrEOH9DP6tAZyx0aFmFm5oAKsVkWEVEHlzDs3aCY9BAxbmB4ENUPtg1Km80cL1EPMPABLTACOgAKqiAmtButMVuoehmnEVHfaKYPK9F6lLIS+hCXqIwJDpjE9AXb1awJWMFn62CpDG0P8lAO/CDb//UPKaAwE25xQwCZDewOB17QUeptAnLKN9B0coEQ1oZ27aDcDYQt7dC/LZCmkdIHMBml/VRti4mSKEFOJCEeqyiLYO0QcrETlhglfzEhK8ECkRg4JGydctAH3fI1enSvIaFP3/lJRv+DdKOzWcBHSqz0F8jHPRqSTF1RN5JYSKyWCbFhPsN3nfmZT8j4cMgVapKwCmHwwR9iTepTUCoDsk/tDlfQAYfgAMIAfeZFxfuktCaK0ta0sg+qU/3ar0O/TeoImF+8YydzgJiT+GzoGjcbKBvytDZRRtHkX++kPgrlbdnI2fqUc45WKeqlXuc2w2oyQYkfhSI3+pEPtPbYU0B9IL0yUYXhF32xUaWt6mS7ES5YHWcquxDh3aDRdMEsD2MQMfLAGeCSyv3QGc+Lzwajzq0cVFuKLb9zX+7Qy9x8GQIyZ3iEA1bQAjoQA3GgCj+xmPLcFWCVI7DNB+9LaF4Apl9lcV//ls2QIS4QZyPBgRC0zg9w4M+v7R/xARCS4vAj90ldOzf0zNGT18/dt3/t9AmhBO7NFYft7PWLB84cEH3o9A0Bx2/OG3vu2qmzt9Fex0pkQtpT53DTOiBk6J2zYo4PSHsi4bRoccOfvW8qr7wRNcdoPXRB69mTR4/fJTcO+6FzxxUdy28p2337ZiFJlCwuUqCD+q3eN5ZR2/VjYaRGDSRuDrqjKWYAiBov+rRr586CjShINNjTKBcAYBdu2kVFNxldEQRRXGhQV/lf55aWAWSWo4FYp3os+U6Vy7WfPQt+VmiGcWUJ4Bod9m0MG9ZePbNRXiyuTBPdt6+UNYYtQkKC/wQdJQ6q45tRZfHXWycHpdk9anV7YlxM8jVDUYnXLl9DnSqV+2uw3eP3/u2dO2Xu+bu3PBi1f8v0pkvJtY3cye667rriiyWWpmqQK6QiDKuroPhSMMGogtqOsQzxiyq9yjLMjjHuJtMIRL4y3C/DuFxiaTu28IsQwPe4Y6nClihTsDCHUurxQgU9XPG+/IJ0sMYJvxmrEzY6IesfKKOE0oejdmvJBymz1HJLLrv08ksu7flsJZfkgaOSSkQBApN+MLmBj0ooMWdOfvih00561vnGnxvMOccoe/i0gpI44+SHUDvnhEMePj1x6qjXJpsKKgo1OMccL/SBEcaWvhFDg/8PvDnjDErGkMSrqiiBww2pfONKHyD8jAepTLwwh5QhZoRKowYBTCfWn/TJUcEA92tnHY/IEIevf26S5x97xCHDHHL6iKoOeihhyKWj9PGCknM08EHHl8jBVNiRwDHknHgorOxGTcw1tSV7+lDIHELlpMTOTF8dqiiXkOJzjkrmNKfOgw3lh6HiXNKI08LUEUO2KGpwAYZvfPitHQss8EclmjC7C4QUNkJHjNHu6oAQd9hQx4JiFkEChpZU6gyzF5CQx0cLOT4rCxwk4U6Mjn3QzqwV8OogpV1PtqC216LyC4SKNfiKhQGSLu0Kddrr2p26okhMg6346jgFdcKCyh7/NsTAYYcFyljghAA6JPJC1WgqzMQCt1NJA0hmmKE8B8JIML+owkp8wMYcVtHDvffSymYeDSwwast51lu54iCsmbuw+I40RA1FzJHe10IPUfTf2OqO0gjZi7CrI2E3EkLVXF8vRkl5b52vyWjnbipXYYdd9alSrw/EHDddvTi1XZc09tiLa3x6d8d6iKwm2eDyCh/AFx9LMMs3//zzUQwK1jnBWUcdcb7lp+CD7UT44G35bMood9iXM+E67atOC1sHJoQwByvkqjAQws+JhnApIWRCc9Ppx0FSAAZveMMABqBEHLDgEmSZAw7iSE+FxsKnOQHBH/WYyBzCpTH8HIRI/y2Jx6XiMAq2RIo/J2IMSzTQEy8QwiUpWMez7OGtSpxDBO5wR1UWsjPveMtPS1zJdkIYxCP+4wOGAEeuXBWhPoCDEqg4FZ8uZSdSwMELQwACKeaQqcno419L3Jy3+FC/AR5qfnZalHz8aDMNqQRpWQgMCEBgAwQkDQcpyEg9WLCEFbyAkIZMQtJqoJkUXAEdXLEAAvBiNbiEBjOacUOHgscC2WQhCy84JAhWsAINaNJAHLPBJS9pSERSLQoqIEQ/puKOIlDtBR1IgUZgc5YogMANxDpdysRmSAQABgfU6ERj+GIPFmBAAgeQQBlOkAOvEC9CIzKRhy60OK4sARK+2P+BBGZQOE26hD7f2dTrvMIX+ohTSDOUEYX0tkPOTfCfFTTRjXD3x9nNznVhudEf74k4DpUOohoqkelGRKNyVqifdvMnfCLqOvy4akPq+445J+cQrizQQl45nY0gas6v/K5GlOpNk77BBmKEyR/hGxc6/IE+oAZVqMLLCDokMQZwGWUTsToHEOQxCnlEVR5uqEMf5CGOFaLwT0fxBxBcCIQ6uEGqY71qPQjh1XPkinOyU40I5iCKfjWvVWyDwQfMYYASzMEcyhrQOhSyrYDuCQjnYNf6gAAuOqotR+JUXAgN0AeapIZAB62MJsDBBzIUkyZYECu04seHD6wjKFWpBMP/eigRL/DBE/Ew6FSQBdeQpOANBsAHuzyTFF5Zdq/iqIcTyXEDlsUoHnPgQxD5Qoh/3eBGSTnrV8lKVqw6TD0lapGSLADJVb7gLtqtwSKZ90hdqlKSd1FBCnakjm2cpTTUkQo6HmOxZcYoRT7bbg0ImQU5qIAYjWkH0ZBZMfveNwsrC8oVOnnJyECovymrQXndJVm/JG28kgSaKpSXI7ftoAzPcQA4G5ef3C0ocg+rDIWCV4RDDG4GxnDAPhZ3uuS9rjsb4iGR6LmXKqrEQDuu4rusiTmVgqjGBu3K9EZHYudJVDn94aEOT3qhCS20dZSSb4RCbGUMxVicymsalYM3/6MYtcd18YmP8tYzI4g6j2+yo0/vZCdOEpeOyp3SSpOI0SQucTUqRxGTUP385y4pLkdQ+tWcgthVwgJqhu2tB6KtoMJA3cCNN8DES4elv6amo0cN/RBNfvjGkLAHdzWxAA6s4I03iOADfIiDOIpjJm2to3KMkyI4ZnXE1M5BXPhBKeKmEj9zvFEcFI1K03hljxAu6jsp0EQ3/oEOeUyrHOswUKq2ZVApsksr3EHWo9F1gw/wI62pOV1UhuBGIfijq3yYA1A4VA+3nisqcmyBIW6wq4MsBYFAwMhEM5SUh+5YLjI8jkaua8lCEhMqbEFOeCxgBFe+IGcqqE3a7tPJsf8dR9AHVibpXlNklCWBkBUDQQfSsVikiOEKALABCAipXRCooAj7UAep7RIFOSwhcWTxVNYuycv6UIeJPkCafSdugXHFZSyk/sBzTsAEt1g8ek12iYwY5KKUqIMNA4DEJN65FnpNZztK5xztYiq8qdtNSHbDkQnpqZwd4u1ECErRgBbkx9rZU8x3x1uaA9a5ctNIotOtJ99Kep9rskiu4HFPh9bWMMgn3l2X47FqfsTSfTKQXjK655jptZxOLYkN3dNpoOj1U0CnXvW7+6U9mlvck9fwXJ+hF1J6AxWtKrqGxRXHFzc/lm/IHhTDxs6O/ykCUWBKiKdD6cLHVRhNkML/HPNiibRutWvLOeQb1hatSJiaWMZJaLH+IIm4h3CF4G2IQY05akVm9RoswGAU//hGCMfAW3u4oRyVWFVBXW8rdlmb6+gDc+mXkTAAVnCK5eshe8CCOEi0/rEVUri1G/mV5MOib5AjHSAClCgyliCJOSADLEi8zbO9csqoCPGPmqGOBTKO7+iUmoGdfqgg9qgHd7A4HEOK4+iH0Lmm8Nikd0kJeWLAG7QHjWlBqOBBlTAm2yMG+HCQGYyUhosoh7AZNognuaiZxpjBKpqMrvm4EPElNkiNmusMJiwpvtMbyukckImUh0CHK7gzjPiPFzwzfBLCEsoo/CCWysuxJyso/7/BHJSynE7DnOEJEWNbnY9KsgohJ+zom73ovNoJM4U6kiiDMrsLJ0SMEDfbRJbwKEETNRgUnjLjxIR6HMFTRDabMpcQNVdUxNaACoOKupvqBCfphNLTsz5TPV4sn5bwh5EQLfoLin6gPzOpBE+4AR9QBzPhh9XKIfoontw7CnXoBjgwB3DQhPyYDLKAnVGAA/NDCgpxC5CyBw2QPi/oPfoTs3piiRBChW4gnQfiv1EQuHroBzP6CH1ICjvStXEJmIYCs2iZFnETgStAin/YsRL6Ra+qhHRECn1Yh1EAxlwbgqP4hjq4BG2pAzzENVkhEJbQhA/wtiMCN0PggzzplP/vCAePYJhsYy1fghJVuMZzWR842AF7C5C5qAp+AAdx6RrQ4Zm9sDswm4reIRMZiRr1a57DYz4lgygP3I5ew7pheUoVfJyOopfH04hzGhAfoZEUmRz/IJ0SLLKgxJCWGpZtc0ROUTxXmbwgjCk19D/KEDJNxMQY+zAVmSiXakS3C40bE0ImaxF/urKrm5CEUp2VChISLB0e6jS1IzYS6bQaU8QSahGNOp26Cx7IW5uzJB2ydBcTK7En05vc4afTaRFU5A978qfpqQmkYJJa/B6eagnw6UXcNB/rIwMoEkJvOQd+KAco4hPpowfIoomw8Id48AJ5YAtEexSGFIXS6gP/jQklfxABHODISPMEbLRIfJMHIBCt19AEhViUf2AN4xO4HPkEj6C+lpAEmuQr/iC/lpS1yiAEL3ChJYIQ5KEMNnMiShC2/IAIfbgBMhiFlnAiuBo2IrqqG7iUPooKngSsAbEjdhEpe9AEA7CEfpEteqAfD6I/NuiHdbiESviJSjurc3ijEQwKcYiDngiWg8iEf/GiS2tIctBGsliJ68SBURgLynS8voSQM4uyX4Ieuxsdy0nD0mSeGZkcDRG7EkspAZmesEiPHokRAKGQSCE4z8ydLxs4Y3qRmrgOlTKmR5wd+Gicg2LMyqki6jKRJd1L5mkRcTI74IG7OpUPP1TI/z6UoYz4S4EjxOkKv13hxEfkGyUbOxohJ8obxCwbkFW0xNb0I8TMnUOVHS5DRCKV1MVyHfd4kDs8M4/CTFMynehZReSZsjCzHrhjqOGpqTtjkjwLFPBBh/DJTV3dEn+oNOubk3OgBy/QiUvxkxtoL+vjByuAgxtYh3gQgpFclOTsk6biM6OaFnMQBWZ1Vi8QIwOAgXW0o2Cjh2aNBzKYg8eiHQAthyG4ASAQB6nUStdhyTFqTh6xh3DgIHEjg3hYhxu4l7RaobSxUHH5u3EMPKTQv/rBRjIAAi+AA3AATnpgFXMjBUIBByC4AS+gB4KpCE0wPlgTztYpDPyUlV1RkP8+GEksKlB6wAc/4QOMjQdzLQlzaDWycIeO8Ik4GAKcMAC9MjRhOaI5qrseEocxAFY44NnlbM+dIUc+BLJNBMP7aJypHJ0Z8wrRIdoCqR7W3DwxG5bWYMq6+44sJZOitI8XWZxyAg/P5B3P0TzOpLLMCUJGcxzD46cjwRGsNU3TlFNOCRisOxKz46ENyTx+qrv/mNsxLQw+vcoV4buDgtUjAT3D9Lsjq5GWgruwJTzOuVvVFEIQE9uqQzN0iiiD1RHC/VPNkRGE1TzWVcFeMSjQY7h+aBImwcUtMb3wgUPy2VXfjRIfSIcHNQf6AaDu5DOk6K1rDKA4ORjMGrY9eRP/6JQK62te+wk2ZRG0FjqYOzGHSxCtoDAjQ9mtu6PDoCDAShi+GYIBcvhZ+imYLlqh4kiBA1Ki22kcxVKce/yshR2g5l0U5Sk/OyGKelsIg1Cc7fvQVfGQl2SpydBQUMsiDjqHODjafZmTNBkDBNWQfLwjfKlZL7gULFKHTajRr0ypemi/heVec0CFYauoqvSoujPL6DG7lpDblMIRMMwe9fSQQ52n6jFKvetI2VkywSO40yJCa+rU6iqSIdydIjMdSRURf0LDBJmcyilEM3WR68kQxBU/PAXNjOq7PqQcHcNiH6sZQWQmikoPLYva6boowEPKRuWQKopExrzLVhUn/1GtsguBnav74ZFt1dfkkDtktH/rDiN9N5f6XBh2HcYK4laEZErUw0Keq2+43SfJXT3TGNT7XVD+Bx/QBw0Yg+QrGFEgV2FhKe4gP46NEz44BzgQLd8wo62a0na4AhGAA+kEVjIQrfmyzVEggzPCRi+ox4XiE3Nht3S02viAineUhwlByk0YAo714A94g30MO1xTrYK9TMadIc8sSY8wmHPwBDLQTt9oiQI1FwLuogWsD1ijhzpYDQL1AlEorGFphz6YA37AohQwSSVKgcHiXnoYAkygEApRTnOxE3AALhHgTi/IhDgag3q7gZLilEwYgkuYE3aT5XU4iimlnK19nv9DNSjBI9S7vdLw25045bHDU47Js5G2xDqZ7pGt/Q8ByUxBjCizFMAee1y4i4/sa0TwmDrHyVyKyhsrpmnLuxzTHbyPUyjwYB1LY90hJUQEiSgByZ2mFE0MWSlKXZxL3I+ptVvALVzEGSmmRMEjUzzE46iKYjwtPUTAVLL5spy5u2MyIVTDdam1cylSrCjWqCnZ9B5ONj1N6t1Q/t1/BMXzjMVi8+IMuUd60V/TqWLQjYu3aBoKAQ3LwUwiSY2xeAuNAhm1hmqJYuskLEZoIQsXeQv/o0M3S0Gv3CfGcAfW2BylI+E6kAT5fbz7SIqoXmel7AotBTh9EIGSCJcbbr7/T8ycfErBBUGOdczAdQDuGTG7t3i2otoI0h7NrnWdu9Ooo3xqKvVUyj42h</text:p>
      <text:p text:style-name="Standard">Z7KDjnq30FSIF7FtD3S5iG7r9xSOSUQezo2yGyv6SlkNMWQASfBzjNjKAVUqN7UuyZM/kxMxtHT8uVTsZMchRQ7qE4pst2REnEYvWayon5rGM6cGgHEoaxcPKUe+rjDwcbEq7tDKyWRtJNBRf7U3Zbc/mblq2M7l7jDVJWyVX0zRL0eLEuc1KiHTphV3NWS8THC22zs3/WHMHOLLCW39oJBX4Lt7alKt/AN5UkKgupG/+zBfuAR9qDywR3NInMLQ35w2WmvCSfuF7xsu9uQGUm/Hfc1/yR9iLcgi+PwjzE15JYgIu1mi2G8vQJxja45Dih5CLPcsXXWBy0yBFyZHuhhjbZNQhNTB2hpne5oUJE2vLpDz7YbuM2B0yCNscKsOgQBzS3rjhEpoVUM0w43aypmuxCpO+Uxy6fm28MbOzaN4iP92i9ujcHtcdfIPph+TIhSHyIjEjKRoR6rzEWVMdlNVB7n8dAFqPwmna5GW+5YdcjlY2SXna6skVi3Y8x93SSzzIpidlOd6Wun692ebBrZ3BcZp3eTMvxOy8O1McS5O1ilKIaai1okvS3hKSkXHyj/XRicDiWJUrNFM/O1vct+Dfpj80SGC1eEErQlR9Nu1TUnbv/u0KTOlRGI8HLpepcuFzQ53w5BA2wSmZ4i5tuNOIh1tm1D3hDOkodlBNz2IkcmVJLQ4bTCXYl+EIfZqi0vUhHMnjKIqD3fKJ7s0AdNeBaV0nDbUxxjggiPKhaNwmHzNsUo1hzh1mGitOEYGkJK3VTgkWS29RydBMiR+nCxMGq/qRFKVB6N8DLF0+v35ijcqZwfWcu+4XeuDndLlSlY3RQ8btOMqHDCJ+ltO+H0LKEj02tlf+u/LTHJ1OIcg5C+C2RNjGRRTShMPagHAT2WFrVCBsPHm5RETnHFpGwfNJ3jEb980h1WfMW7vWTbM5DuOQ0uoRLw4Y59aHhQRmK9lTP/IbmRcRY0fzIh0c51ueoRNpXq2isdvUb9+oh51b/ztf5Eeikyfwqd+B7b4YFhBtSPedp0e2jQTj9YYmMmuM315NabgA43fSaS5QIIe+gE2is4cOC3gv3cESyob50kfwPboaOosKDAeujcDbTnzqK7fvbaqWtnT+RFkwlNqjPI0SRDlAfr2dNIU+TLkzoR1tTJsGPFgx6FWmwpdKBIozpbJhzYsqTAkAyjIo0qs2ZQjVOFtqQqEKa9lQc5SjVJsl3IkRUbThRqr+VPgxc3UkQr8q7ahiiXhpW7tq5OthiPEtzYseTAtF+dknw7tKBSjpAdc6Rpk2DCljQTSgZqEq9I/8AiJxZma7LqYsApg05uKJlgXJaB+xbW+NWgRcMq14pMmFmvYMIElbo97FjrQYq2fbPp9K35v+jSo1/xgc6fPew+pnPv7v07+PDiwyc9W7Ekw9cJNX7+ijjj2sy57aaN2bfr+YIJh36E26/lQqShg19dR9GEDnsjDeeYcgRRFNJaE+HXWYGbYQUfQ01l1NdeUDVW0UPy/KPTcvwV+JZFyF24YkL6DGEAK3OIUBmKeW1431kLVlQZOiFiBxeK/m2lEkG2vQYXgoZ19lKSD6IToFSjlQYgZRutaGVv92GV4G8JiXTZbw3mtGNoUZnk3mcMvYeecQqVldZCdT21E4ppnf/p1JSOlcRmWVDdFSVZp8VFFn89cZakfXUupKee9J2F3lllnScoSnyepmBoiNk1kp+BHfVRRxR51l9jc5JlJZI0adbXZavSiCRHh6bXV4NespqVbkPZluSBPTGlK1+TKUViXzxaxmpfYlnGK610NohfPd+0800nzbHxzXfVaTvQFeN5+y244ebkGG7xyUXohLSRWylaQHmUFG57LqafjXvtV2qalCE7UK/qIKiWoDNZmRhdVNrKmWPu/ltVwQ09lZtk7YqzjogJlwvSuwUpBu+HWJGEhQbg4HOOBskxul+SFx23FpMOUexPe3vJVKqbbZl3ok4N4gTbbHtluKVaDIn/hhlfHdGJUVcWTVbcgwTBeySKjKUb4UeLsZcyYXG1ZJZhveK5Z12StidXbi6R2xG7k/Kmk5QM+xThxTkTBpS7PJvJmINSM0qwV1b+fFnTv13mVmhBmSX3pVIKJqqza6f2pEtu4dfaWlTyW9qu8/Gs3NpalbaWX6Gb7RZbhHre1oH1qPMN69Sy8V12PlRnjw/+hHs77rn/luVvStkKmFhu/lmjhJuiPthIZEn5669eVYq4gTMpqGST6n4JN04dvVY4mEUOZZFJCWZ/U8LthDgi56p6xDZkRa2vdID6uSPODeSMPISTAMNnkOeKvxfXQ1SBCVMhKmUFss+cokKZRU2O/0nk4xGPrrIgeM2JJnez0Kp8wxebrGVZNLGP54BnIw2dBE6BwtOgvHeZPwVsTEAr22Ngg6pHecRRvOlPxga2PgLS6FAf3FHBGoOud5HqTXFCz59GU7WNQElmALOThzQ1N8lISWlMxCGh1MSoClpJgxrUTBcZ9ar18YhIyqLVv6hEo8vZplhauhrUIsasLiXrVhysVR1tJaXrxYV1YbEWMV7nHdkR8gro6FbuEqlI8DxPLvpr46kkw7zRCapjiWmMVXDIsn8pLTcJ8o/GlHQreuGpcEjjn2HahyQiZSmBDbnQjvjztdtcEogpWEc3RtSVvNEMKnQJStdI05R6uAgchv84x4wK4jloLYxTNfSlCe3xkG5gBy9oC2V6QFKmODnOXJ+coINkaCGx2OdEzQTO53LoMIEcJXsXmZPeSrioxMwLTvIsYXG0yJMygVEukNIUEgHmrrZRhUKJYaHh9HcpWjYOOEMTTDq5ApuiXOpM8kIS5V5jLI8VC1Eckgto2Fc4rs3FkQydmf5sxhpyjU5HQYNbUzqCsk6OxVx4GZbRFGe0ulkMon5Lo9NoIy3XVasTsJOIRNAhu0Uytan/0FSf9vbRh7INVO1KS/Gw+lGhxG95bzzM2DRFJ5lixFaBAmhF+2Iziw1JLRzc1a5CGjZFeaUdWIDBKP5hrt+s9ZfAUlr/ZERyy25c4RtxqcpC9sKva44FJEHx0Q7pE7UT/S+VopSX5NwaNKzQiKAKzF56UpZYLI7WPPSy0JeQ5cBcXa8gTcNNNBVDKAXiES+YpJ7S1jPFPAnpqkdsjxAxpsA5EbeOYPzZr2RFPQu9FVkrKSFFzfSwUOUMrWpDXipvMxc1XbVQsEKVYwT3ry/2ZIxz6l143dqk8apXaF3znobE29mzpSe1uvVc9zR4R6Ddl33HgxZzAumco2YHI9txKoJxd6jCAKZBBV3gbPnGrsn5lbtSUaaVEjQv2syQYH/jMCThpsPjTmSI13tWT6V3uSwOrGy/bMwtK8Y0LDLRKv6kFUD7/4GFPoyCEFJh76ASm8kgHlQuD4nISk0GXmja1kMrvW9QtEYnKdFohd9jX2uCulON3dY1c2saaTCKr0kpxSgUNdyaCqPFrXGycmr9ShHDxs2xmax0DGKM2oZWIKVtGKWD0XM6I8ooG/uVNT8+VUZRud9WaQkwa7PtXxCXN0eGKjmWpjPX7tSZpZltMfZZbENmGk566kzQjPVpnopzrgzr8Fm+KSp0vKOtQu4jwbYGV1UstGaiAddkox0eVNAEKvvoFH4LQhjKrkYvvHyujbb6VYPKBq+QQq0qeOxV5kRqYdNOpR8xHlFzuZoXxej2Tq0x7C3dsAnLlWtXV95w1Nz4kP9RYCKIhx4aXYQVufpS+nv/Gt/6EkQYKhHwaox+K2vIfLN/OoaPCWUzp6HrTMVglKNXO9yIGVQkHarZXeiK1BXnfLfHLNm769Pgz8b4DaAOEcrMbRZCa8gY5cVNyHPepfYIU8XvRlKWHIHVyn7mxfSu6rvqS9VeFaTBLDGJIc4G8crAmL8rOgpQQURinEnEq623J9c67IfqiPqc7xBSIrSzx63TLp7TXayDNVWePs9FywuXBkpB8m2gPOVJsKbrV4PjcKImBOS3hZaVnOW4wDAkSk+5ZnhYoNiIdlrEBVJuMhp80Mf6ULFFcTAuD7wiEVFCRYFAlqdK9Ft007Tn95b/m63Yq+llvrlnnhGlbg97zarJtsnbTPfu8pRyYDrVMY02Cldc4xHAwBbFTeEMNRJtilXtmWnoMdjSG14rs7dse30VOd+kCVKh6Emw9OFK1yljX4MTuk3/lvSVcJtPpFUKWIx4paU7kxLKNtQW19aUSKEj3UoFGgptWem8l1K0Uj0sRHM8h1ENEnZghz1Uh9pNoHfUGHnFHfkY26NsShPFC8jpj+7x36moz9NdhFiYm/dsSPYYnmmwVtHEUHuEW09gH9z9Fp5sxLdtSZJhmZ9EiWAgBk3cUl6JTlZQhaMdDVQRhI8ACpTEDNE4hWVp0VgtSPi4GbJNjyOx2axI3b94/07r7VykZArNOJDGgVqnoUl+QNOdGRzkKBFLzUmHxBBQbJooAYqiLFFeRIaelFyq+ApnuZFu9VxyOddHgQbFUVTvIY4JiZ7RTA6DaYzd8dxlVYnQrcw4BZ0bnZe+cOF+Ld3hOUmvrAfRTNI3/V6cMGF99Ql9hNTQWVlFAZV+JBYbCBi2yFohWYftUKAuRkf+8RKuFJQQGY2aaZe8lEYwWt2P5cyk0YbdDVcdwVX/JUwlHopsrBJHodeWQaMUSpBQ2AmIQN462WHvOWJ/YUY/nE9+rU9VRFJwVVYJSdM6CJAEnV4qFs8TidDftNmSgE7C9RAaERudEMdYZVGX1dRqgP9Z0MTPBpLZKe2EPVmJAtGT9K0XTFCkHWkd+SgOQ42ixSWUE85e7alMwt0GpGGXnQHJhLCLll0YPMXQwehEf6lPFa1Ng6Gf4WyZFTmSsT0OTeGMQA4LDJbhlXDYK05G/qBauZSGnRGKMHpcMMVGygxVcxTVUV1HRyDSLlJgebCkvmwI/NkF2ERfjQkbJlkTbvCPLCHHruRElmRfbZCVk5CUwsjG7JVZUJFfCVYXEYUhxQ3FXeXVpDCe45hQl6GJY5xPv8FkxpAUEsqJEuLSj0jWCV6T4O1jUrqLwbwUfolY5DgJoTxXIKKROfGlY5rY4bnW2USczfEb5c2ZPYUW1LD/mxQ6pdxhXRMl40LZZXFlkSU+JVCZH2w+I3sNTcxBE1rUSGrc021NBc6FThNKoiBSog56YR6lFwTpC3r9TBXSBPlxjhaenwZtCInBkRiiIg0ZEamI1HRyXc+cZlioTj9YS7WQ3axVR61lJQX60kGeRDOhR099zujVyVzCCshpVfZdCvkk0E+9HE98VqPEWcQAiRyRD3JshVwkWyq52CvVCE7koNkwHChZDB51BVO0w7cBCs2s08OsqKCgZo+8TGLOEFykyTZZlbx8hNjQV034i2GpQx/uF5vR2aYF3w4JKO2MRrtIGskRSWae0dRE1/PwTfk8CdxgxEK4A3v0Q29w/2c/lF9FrFzD9UM7LISPZorvxYmkjdRIMlRR+hqWqRr1aNGgVJKSXdhs1YQ7fIOYtkOO/JodrhSkZVqkmRLp6NSfCYQ6VMY3lMRoClT94cmNiSBM+UWvaE5iLOp/LOrKiekM3saiJiA6gOksMefh/Ac+NQpxMOlCuI6A0WftCAV+UmBjVCh4EU1qkArWzdV7KNzo5eTOyMpX0VYRmmVtoOX9/d8Tsg9fBSXvdKqG4F2kLGTD2cPjVYwUGaNDhgaikQb3oMNfjogxFqEekY2ayYmV+MjQneBKGocentos6QxHIAhJGJa7NeJm9aF9XZltOchdoAMbMMXRhYW5GJSFtv8YdAHREnHXPQlZY4yGj/qoQMRnnkKGOxSWPVjAAKiABRhSv6FDRRwnWaiDmF5TS/HQFk1n0BXQsQCdP7be7CURod3bpZ0HpuYeUO4UyEaiz+3hCNoRq13i1lSsmLpDvM7qybIh+bTeyiFQT2xIKB7HyniEYcUEb6iOf4rpf4iAEihBDpyYWvjR+SUOpqDlb2TEUIldVWqHBMaq2h2g/mSJbTCQoMlQ8B2nacjpaM2L44wQX0jZRsUXOP0t1LWkejFpaqrYhXjWFDlWCvCYXlHGBprK83DPyYaFO6SAJohItAJJacAdvoDKY1jEQ4gDBBZgoNBcnyZPEnGXkyHkQFj/QBLUgBx0gI8uFmo5qDnRYS+hqkdYgA28gAu4gbnxGYG4EdwSnkGeWYuKH7kYVjuIAQAgwArUQBREQQ2AAAxYB2QsKuxaLxLAwNZZCAv4wQq8QA2Yr/WqQCaorPGNbaC6X5+dpbiFVFPu7BDZGHIa2jEKxBUIwQk0gRJob86gYlfxEvQAF+MJhuK6FoC8wQncAQcEwAdVH2M255Du0s7sHTsRpfXxpz2Ig/82wT00AQlzQAMoW0LcQAwIwj1EMLtiRCEYgCDAwz2w8D3QQRAMYK/wX+ogyALGWnfUp1JhJdvaWmv1nFuUE3t5kGK60G+Nnk6RYJWoZc61h7oq5dPF/yVPEaXS/SGnUe7fGQld4OgTc1PG1AMWuEHFdB39OQ40tdjaNIX54BK4ipt+gQ5wjIWZkh6M9hehXkrfLUhSihFGtgPs1kANaEA/LCqAflTBdXEbrR/8oIMFIEANIIEkJOqv+KDcehpmikbVNKGHIRRajM03dC/1ZkEqz64P7AlZRG/1ZkEH1G9BsEASlO8LRMELqLIK7MOoDUqcitF4DZ4P9WZwgtEd3eTLgi6T1dc11cU3wIAV3EMENAAxBKNS6sVZ+dxP7Vp/iSIys9dBiMENnEAkcMAFzAdKpld36iDnNB14Nu2/qNz6ODAJC0IT0HATVHMnWFj/wsMdUHMOT/9VS/QBFJgCC8+wIKxBAoyr7VpWtIRFUY2dd/gDIXHLgRWxrWlIgjTI7RLuwP3ZiiqwnObI/t0kQz2bjvpGPVwBDOAAOZDCHFiBAZBBHQyI5WEF4CJa9Z0RU2LOMx9E3XicTFwuOHIRozXd+iGx/KSxiEQVHarSeebIujBE6XVuw0DKwkpc3nrjAXnGISeyghyLrRhlQkHqQe2akPSuDURB8KpDRAsGk6CYGe2bIGvTuOkIeMFu+V4vCNgAAoDAC2gAYJlEESBA9c4uUyCKyIoBxi4BZEtvFvTyJ/6bTQoq/Oot/IGUTWL1rAxRZFBKUrIkI9tDOa8BOrcDTezBGIz/8B2Q8GvvcwJcQID8hw+QpEBR1dzAW7lqhj1HcJe2T2cj3mtI6bSVFaUq2fQMhAjEAAnDQwREABREwAkwQAP8zvMKwWtDdwMU9XBggggkgHgnwP9GwEAj3SMO06LO4gISmHZkh0bfmv5JlUQBRjqSn8qY4k+w8SQBq+CYTYU4pDu8tBWcwxzMgYFbwRyQQglgwXO90kx5qfpEpLL2hDa+F8JZGYdOjIxdylE4ZkHVmBXroIeulShqyECp2Z8cxDT5Q5y936cYh5RZGou5l1YYcuwmMswINUaUkd+kV1vGDZ2pjgUUA/C6QZ6+RI5iVJTlVNXISZqMJSi5Jp8NwApk/8Hs7sMibzlKZAYbuIMY+IEldwDHniVKiAFGsIARXHkvJ8eSbOLOZvhvhtGHSWgYZWBQjNQAK9GEZYx2nUQ+GMA+N8CTMARr3wM8JHoTBHQT/C8dKEEYhMbzDFEklZZtpmJptYU7lHMToHODTmIop2emS1YsrYnx4NCN8i8o3IEOVPNt86nHSstQ+MsHkzcdFIB1GNxbWC2ftkMfyHATMMH0bUjZhsWryad7R6BSxfdGb9wTlZYzqlpxExH4+cVVvdhZ4jb/qSD3rYwF4MA5nIMVlAMZkAEozIEn8AGDa6/yuUm3617SFkqzhRNBDTXNwcW3ztwpLgoVPTnVIF5fnP9PAU17iZXWtvGN6EKE2S3IRZUyVBmitpaleiZNRfguImuAD9QDX/qPerbGSEfSWNZDJbu1GyAIijMKPiqmbkZOHlIW3WaYmk+vChiSOwQtVpHERqwORUBsqBaK6uS8PcT8ZPsytr2tesIQ/O7kSCrzSO6mdJYZXqtMMVIEOUPBCZhw2LnDoe+zdE/3CYywIJxzACzyxMrV3qran+226fz2BfjAaGRkHubJMAJFr3DMWNQLbkR0DFdABCRAJ5RJPSgbS3z5FVyBOrCBG84Ln7rWry90EDiWVvEwE0XLRAtSEF80ITF7gjUTNrPFxV3k9ZBPn72JtYEXHSEd8rlg8Fz/wQ18gBU0uMh6xBWAwQecgwHkQOQfd4VsHfDFcR0tlul04XDC+OVmLvoEx60uyAldW5Lk+yOx180ylIgDybzV237tH1ZjkwyRlZzeWcTY8sXDTL9d3s6qqwY+XFT4Lskn+W855NmAGY1Wl1mEaN4x7J4kBF/LAcY/LO3cNhABRLt26uoRZOPOnjp79vrZa4fOnUJ09R6yMBKlhop99tDZ+8ZRoTuIEBPaQ6jwY72JK1WqFOlyYsmWJkeetFePoUN07XI29NnTHU+IDxMOLNqxZz8fQk40UeLD6JU9Y0ytCSLQnhh7dQzAu9eEQ4B+/TqGLKkwZD93atutDapuoFG3/23b/oR4I0aksMQQEkUoci3DtzzjBt0JF27Zth3l+gSstqhIsvVExGgSQWy7b5J9XOE7EClDdHADq4Xc76E6Ngr7WLkXoYSPjw2Huh3pkODEb53YEOv0D3hw4J19+LvS0Z9w5cuZN3f+HPpzlTeRNiysFinahUhJdixbNC1C7xzbluy5MCf5nd6FUuepnSNCexZwWHEg4sq3et/apqhvQASFqEOoIZsE5G6hhj56CCf4QqMuwZzGG68kwIx6CAs35PmnpI9Sikkij86jTTyOTPTInRQ02RCwkii0DrG40IprIQFp02cdefzZrsbFBiMNxoeEDKwuE1Ejq52CbuKIrP/5kohCjg52Qk2djwiC6pssJxKPKCrt8aGh6b5Rxx2cNmNQHQtsiMIFN67sR53sHMppyIPIEknAhCKqsZ9vUBvqm47GwulECb+x4Ek5NIjzoX4oGs0tkdCBCCGcHjKQx5EsWiELjQQjj6F6CqqHLD/VUQhGkdDjri5SNdOJR+vo/C4kkmq1qUS44iMqPbc82qwPyyJooJOFcJrqHjoSOFPAfMZoItkGwOynk3ZQawuhLEk9cTzDfECnT4IC/bbPom56oykOLmgozizH6rMjAkcaE0wUTfQhvaHMw6nE7Sb9VlSebmiKgQbYuCJO6sisZ60xq1QKXLMmzNQdrgRZQ9r/XY30qCGPSOqTjZBDbq64K74lLrqUVV6Z5fEQc9FEnhbUycycPiSsuu3qeks9ucCLjKagLJRTyJjY9U8UA1Zpt8p2LADDE6XHY/c8mamrWVWYrYvJQ6Q+avFDnFQqmteQcNwwX24dMsykCo/aucidzv6Hp61rdnBVWONzDKmz/QFSZxMRhBkwOeOFDC10NhNjAARqqAEjEB5/QYM5D/tGDACSWIHTGkDowB+cSIrL0XosGEByyD3vAJOPODIdATbd0ExcRCGXA4aRClLHB9ujeKEGG2DIZCB1THNSdtONWKGGF5BQIQV3xtSJzPkcV5S2RkVMqAjJo8AoC+c1WE9I/8F4iqgeizDylDzAAhXIHdsnxwCGK/rk0EMR6xGjgwnKmCE2JMlf4Vokq63VTScIPN5QDncSouwkUGIYGFgu4Kf4IAtjeusIDAxwB70EgCInUQcWmAKtrwyrgjvbj6DagYUENAUepohEBJSwrgpNMCyJEVVlBCEIzKwnVPYQQVfucYfLNOACCWFYTCpzgrAI0QBNMGIEEnCB841lUiZB1x1QkIMmJUggHREDU+5RxiLeIyzfogtpYvKePkDBiEFgjO4oJQaEDNGETUBBIi5AjF8QozkmQ8eOOJIclh0SkYj8UODYUrj43CZeCCIg4ozyIpuchzEbe+ClRMTJXDEkBf9gmIMD3uADXQ0EBjjgg9REJJLz1YRCrOpkTFpEIREJKm2Cw9XbOjK3HgmNLSEqzXloQjEUZWhDtuIRncwXo/D4hTEKwZE4MOEdX8VoLokpEmG0GZiN7SRz3ntcFjByOylpZkEWcNz3wte8LIBgfNTjyXxQ970a</text:p>
      <text:p text:style-name="Standard"><text:soft-page-break/>ZOGe95QSSeKXhBeAwE0FOdTmaoCEymWnHxbwwwpe8DvI/U4FMDiVUPrJJhj4IXVZIGcUkAADkYxJVFVSE0dhYBJ3lEk+QwFA7MIHvILmDlOPNEk/NtWpfURSJ3iywPK+97ueRvSktoTIEkJQBglIwAxMAOLGDIgp7WinRXliW2LUM1NX9iMFBvD/YQN8k6AUweEea0iAo/SnFiCc4A7Dog3m0NUEKd7hK27lQAN4tRNSXUEIOmiCXuPahDXUUFDuaKu6JsWwytzhDk/sjjskQUR4eKUJbUhsAMDll3jEYA0cEEECTGHGuHIgByB1CJzcMbDJEsNa4UKYR8Z4AjM2wSsFgxmo2KOOPmjVKo9sz/S4Ag9B9LUCT0hDAIjBhubsaEcmM1kimdvc55hoJgfq2TDjshO3/KRjVTWfr3YiGFv5CDuPkQ9tSvKTBUGEfx/wxH1MuRb6nEMUJQhD27qLqgSKKH9W2k6JzHs1r7XtJfi970+GloIccYi8E1sgriASpGF+xMAbKlpL/5QZokJ17HC42Y7floTLwXVLTsK0JmTMFM7v/RMENpAcPhWFr4HUY6UrKKeKQfCCF7wzd+iRzaZUB4IUg4BTUrKZOmXXp4qS9KR0UmjnMDAAFSBAxlGA3mJ4stMo+PhxV8ZyFLKAA0JkRXM2QICYQRA5G5wZzR34sikVOmYx3xOeuLSaghKCDvVlJBN8C8pNfLc6I9iAeZ2KHoNE1BAc7KAMC/hfCZ5pFu2Qb1YKHNFaFLOrx6yKIpVBYwCmFxILjCFZQWBLbStjimGJqLXwmGIEoHCCx25ajV9CByYSYES3RoDVEahKDXVVD7zo5QJgakdl4AGWAJiSPOqQRxSNCP+FBCghBnDVSxgCFZhS41oQU2x1Ey5Ww3pgogRQgEKum7IGXIt73HO9QEhEIG5Wu/oeKDi2dRG3PY+80YhMCCPQyNQNA+j1Ms9+RHApAIgA/IY59kBuRzrjXIc//B8fQZCMfBTihagKKS267l8gM6GK3xeXoMIwTHBSIEhmyx1XgJonvFECLNgjlVZIWh20KZFLKbNQOZvNgMyDINeRz5ZPdRFFW9iHUfxDgPqLSXwGDKsQKfMjyORQ1uaIQLi9LEbfSY/fAmvVYF4HN2Qjkq5s1hELpE4F4+jTWBCFkcqVp+3vdAO40JE5G9zTBSkw3n7EsFDIYSAFHqu7BYrwLcD/jPQD9XOSjOFJpjiViXGcwt0V3BEyzWGkA8d5ie02GlF1EINxZUaCG3zAgiVwCnzg06iNbSzoSYmHLOgoguMMqkyc6qkdNfWUQh6ojsgXtHLGWqk+CSFxpn+jfxIwqiJKMLERaTiqQZO+xExCdPb0iPdXKIcplEUMhsFoKtxf1qUGclI3WMGvCeDLN4YQg6+AllDpEIIU26Cub6zG92eFKxQaIJ+F1CEHKqgkBou43KEy5EpavOYKroAMpGhYOgFf7AEv4EGsrKhGDhC2KKgdxMBZpCgs+mEq3Mqt9ErVXu23jKiG5OOkRKW1fGjeVOUnjsIdbsvUggC6jCTlxqAp/x5QIa4gAargCX4ABS4gkIhDuXwA4pIwkcLmNniEmwgDKIrELmIFBwtDzm6FkqKqPdrDlXKi5E4EBsDgHOZgDrzhEs7BCs5hDEYhS8zja+bEbgTsawxnVmpmOkBEJgrtvniiQSgqwjiku5apwbwr+oiEulBERboBwbJp+gTnRLJLX8ILHXCkG0LHw/JmcEQsaw7EkUrP77ysPUwnCR5HA/zhIX6vTfZsULoHeDRAMyCi7aRsARVid+LEvkynGNgkBa4AUWRs9EqEKIisBjogIRYm9HTRvnoRnzLv/vhDTUjRB3wAo+zpobgsfK6xy3aRal5i9l4Kl8ZmJdoiTu5MI/+sidAsIBeH8TCCoh1WShcv7id8DwN2YAFGwAAu4DB2psIipHwOCNIcg0RIxCioSjAuCx7SSEniBYMaYG06Jk7cwAC+IgVT4Fk+SEBUYilOwNQawEY+4d+M7Uzaxk9KxNeaooZ84B2izYmOrVT85BsOKwIKQCkKZIyMKCwmpS0OK62k5U8k0P3UKgVQ4Q7gAeBg6yuGUhBi6K/w8YFQo7UioWCyR1W6cCG+Ad+agAl84A6nQ4hiQBDoQFr046TEwACAEBAKoDkUjjgmxZCU0C1T5kXCDutM5PG645E4jhG5K1YuKQa7q+pkgo7eo5hIYj/uqgPiQBTmwArSUL4CZSH/eIU2bsX5QOW8+MUux0N0ZoUuK2QkXEZI/jBosAMcU0rSHJLpCsda5obqIgS7BuOaqss8OgZHVKGaRNK/7JB8iCTs8rG74O7uFEV6aMJpEuWcnObu1BFOVsIeWGBzOuXL1OEKFuoFAM+VcOldgkadsiDvOA+gdmQnXkwMTm8FoEdxymU4oSSe3GsUhxFfpOf+ejFK+NAjyGSkOuo74aI3TqW7MGz4aq9EsmYqaWp5bGptuCM8OUUFVMFarIU+n6QG4omfJsL3UkAEsMBPLnMPP0XooKoReyReIBMeRaK1nAIfzQciKFL8LAg86oEiKVBdOgEmORJMHNMeLqsJlGVM/+pu/o4oUNgFMlxTsPIiLIgNLBjSOijC93Y0h2wFHTQNLA3PHlLyiKYlIvrhAIeFLqCiWgYGjejKSKpkMwZRep5S3gwvmgQzNWiQDmzwUzpif5hCED7wxarkBoLrBxKBZExmI+xhud7ST5/jQ2wCQRwDZ4REV7YGPR5RZxgRKM4CvByJvLLLvsJkqRAildCQDBVzDoQACzria8JL0gpDRnqOv2zmakxkDrMFDutwlsQDC2Dg6IDIL8fLNhhsmLBLT1716MKuVt3mw+rKMIyCIzjM+GKJR2qlRggn40YiSQCgzPJO1vhQfjTAxdTJczRAVL4wKxpnEaCHTJhTxlTgOP9cAiQO5hvrcwlG8QWgdaLEw86M4J40IiJOij4HVMgmohcpp176IoSsZUzeBU7USXzgpfwSA2w8ohsNis4olSjI5F0R9KaSjSd0bx/KhCIWYqdIMT/OQ1JOZTWCitAkEwabrjSBomMCo8EciDs4aCP5Yr9MAlnoQN8g5HWQpQmqqBMGBh4YILSOdCGuABTCqoa+oTNAQa6CrT044v5CpCT1IgHgaNMkQiUUxx4o8g6W8msqL36iKAKycj2IDUuVlmEEglrGIiKicSEGxtQCYM+orEnew1paMCrnRLog497gqAkypn06Ivwq8KQ+Ij9gQAeegAYYIC2T62Su4E8Xlzn/smc/5+KSRgPArKlDPIbCAkzBBBUKQ6675tAyx4YzkzVO+OcS0nAM6iCVSMEKzMEA6qDSnO4sMgVUGGQ9GmQweeTnECh2IzdZBcMdfKk2GKiSHnM/YeUv3AYxVARtYqkfBePrngmnIIMSCamRnlcKd3NIggSI1GIAmCfvcOo8HzR07MEd20S6tmWltFPv0GFa6yUnSgRE4id2kAAJICfvEKZEAkV5HscGlsB/l2AAAPjysoAYO2Za6cIRqeZ81qbtcAc9JBVnTqQ/F2W/sqM8CIIcMyEmvgNRNEoF/heA/XcAAI2AafFjlkQ4Kbd4f2IgG1HoIhdl2QaI2gEq6qEE/9LFAm3kJsJPWTphbODCWjjoK/mIDZhisgIlYdCLDHC4WrIKHrqvWI5HUmq1rSLgEVwth0QFVSOiseQqAb4YjL842mSWaqRUreapCccjLnhCBNJl3lB1Mz1VIJgiElCgAdjFUBdDQoQ4t15GQTgorDggjL+YA6AguGiAA4oQcfuUcRv5HxzNPASnblSRToYp5wInZQtjdifJgaiuPciL9zqXZtwBBj7ACshBBAjBeHygAy7BEzyhBOogXKqteCdZkx+Nvu4LN18ndnGVzkD35+xB6iIEiFRFHwvRJ1bYI1oIVv8BmHyFgBwxZ0zEEE3Eb4LZWDNOWTfxZafjQGWRL//C0Xb0VTO6RxevgA+94xtm78o0gO3WBHvIlVBra6RSTMaG8ThoZEqekfWAx5+bx56oFSV68UEvJZja5uYOw3pqQFGgD8PEayDOjqR4mXaTjSEo9gYdxXd+55+B58QI+Hg6LiFMczRrInYT6B+bbp6rr4FoQlRSBBR28vVuLiE+jfvkaJ5epx8+4SeJRQwaMLHWpUo66SnDoliE+EklN3B4pS0mSNyS0o4f4voW4o10QLK+QhBEUIru4abri9jsGI+jqZkiRAIJpgH4g7sMQ3QYprUqgAEo62XZQz6+4ROs4GJskDvEw2KkKKu1OriegHATmTmIYyM6Yh8c2ZHJhmb/VqKWYleYlI7CbPeB9vI2+jIU8ZBcRxNmUMUCENMbRABMsvUbShm+SmksXEcuIElnIA0cyfXpbvAKJxd+N/tSlJdDoKp2PQ6lGzZoSEJPQHNwWNi6rsOBqMrmemkdqMlTTzUl3CM3ZaW6YLPBeMxbSXJa7Yd8JQcEdjGL8Iud28TsiqEVi6axfUUUnQcGCKr2rKmwMlYKsgwjuEy+9SnWDniDUboLAyN+xNuBIyTr0HghJthlHlNAHJYcb2p42Xc9e4rBuexxhrFAhAJ0zcWCSZYQe9tWfXWm9ma1U4Myoi2NjrtBeHhZKGxt3iAvhmUi6FhdZCOYf9qNOwEdIJIC/8dqW/QrPCYCxfUiCAygAo6IDfAQXABZIzPQK3zLK5JFqUQkJV/jjnfFRvgrW4ZNr8pUlrhDdPphRKN61PSRegoBjmCDzoakELSq2O7BKwRBr/6aAhA5T4ljIdoSsf80+iyMbA41gVDWEfNGLq6ONQ0EvBwRROPlPEDXHTTgA9TQixgj4vjHE6xAvtiguqrTai43dO2yv2ZiubNGuMVGlMkPHXQV6QoVQBvJpEPC6nLbWkSduTlztlklrw21bTisXxCEVoopdm8PdBuinsjTunaigTsAKuzBnBVF4u4w8gTNftQkfIS96ujtWIkMCSRBfgxKFcnkG1jADzCvXqxLaP/cc0Z6EQk6wFF+HTXLSzCy09qxY5nESy3YuaPMRYEFRHowun2SRNuDDG3pTimkOh81kTa0FZYwBegKteBNdlcUo0V+Nqb/ihjUCOP6AxWihXgD4wp0UBAKBnNY/KwFEjrHoNsuoInHAAVtKJQRKOO4VF0wkGebBCJUIquuNgE6gV7boRN69L84QtPUimY7TjBl5QYe4Q403gprZrkpgo41nppDw25tywCqQtTiumo7yCpo8UvApBN4gxi+4c2PI7nmnHGFO501jnKRlWuWJL++KYGPtzc3JsBILjBtjybEANEhfb5o1B0cHdKx4OkEU7o0qXa9MELVJndrVbWbULr/UuTA7tJNZbVnileZ+mUzgFvQH7eRRnUuondY12EUdoTO0v68ymfnGPaWOqQezBmg+GNOxICnHnQ94k7YTyoiNoO6t345pdMFwqBhJO7xTNh01iTvhpNTQCDHZKQTjAAEbEotCAUqwgUpIno9XdG5odC+hGY+1sSg1ppraHjYyaIfhk9R6A7bOaKyFpRivxPpFCfyXkAFCGFSDqJGglOSDZZaUqAP5qFKciPVrc5WIx88AKJfuzoJoDS40A8dunb20Nlrt/BbvzpWmkRo4KNfQ3v17LlD527PmHtrmGTsqNGdiBhNmiS4wObKmxj3UGCE6E4juk8s6TTo5APdlTF3/5owaPBNnbtv7tQlXWrvG8c3J5pwuNAuHs01HBpoZMjwCqg7a5Rc+BbRqcJ27Tqq86jVIlKIUTf2+/jQ49cbJ+507bTRoUOBH9EpFSPkRCQUAdB9q6fuLhtibNT5aJewUM8gC/t5dtfO3RUhOqxeiOy5X6dObFp3+gc7Nmx/Pq4EtefDh+zdvHv7/g08OPCOH93Ze7swOcTQy+1pvLsxsPScxtW1sw4a+fK36kBCXyhdY0OG9o47f4gOZXkNc0QZyIHcs7orYMCJKoGlnmePDsGmr0scSOY5hNd5GnUkVT2CdSRYXgf+9yBDCS6EhRvy/AMaeDpVFxp01ZlnnXL/Sf9lXYUXcvSfgh86JB2L4hH4VYH6rCOPPwWyGF1Dxq3oEX/lvdVQRzi1YwECL8jRQUaesbDEClFkgeRD7bCQxApZuOCGRreJsQQILyChQVMeAQBCFll0cAWL6PyTFEMsumNBEi+4kMIV9cSZxZyShFcECDWAWQ9akI1XT2vdPRTnCjXA4AN1/OGV0mAgFVmDHBooWF503zzmVKZ9/qkBeS96pOBb/bBghJUdEDKiR20BgEAUYKZHHmb1tHMbpq6eisEOC8xgAEKPmlfcgAw9h96xzrmzowilNbHGS/UUdx2xbPBlGjEMYRqjSPfQEYQ6SjFlTx8xwCOITcR4JokVgjj/wkEA6uj30VBN+OUVdjOR9ZJOEv0IJEjYxvuWCH1ZJe946ohB1T0XUZaTfoEWJ5VGK91xUaTl6ariYKAZfAcDOXQC0nWhRZRXQ4idYEpXOj3klH77hSaPAfCswdlTujIcQU0Y+XBceq518o1v9tBmW5r+CMd0004/3d1yye1IrGDFCfiggghydN54LT50dV501fWW1vy5VRdOAsLYDgxxtDdGHY/h5kMH4JzjgAhBOSRVtci1KPW2yXWMV4Nce5fdgOWt7WOD7qSgSTf/6ChgiG4u3txXOjZe3l3qQH6hmnYta7J12EFnOl3avTWjJP7A3CF1JieHrIJS2/6fQ2/h/4qqky7AUF7vNdQQRQ0aAN2QBSBEEYULRWRkjxiwFq/CFU+hE+eTK1T/lDtiWGBBUFoXKasbxl1RBAI1XCkJOp8RmWoNIGhwBRsR1fN9EfucfGcSw3dwF4ggSyofYYh1QpO9+RmwdIvLyXEgQyZQNYVZEAmUQsRUDxb4wUo4yER3/uYQCxiBePNL07yUcgUAAA9GlOvABMpQBgmYgQnGUY6BDHS1D3HHPJjpRwrGUBVBGOUnyfFaelJgAEFcBCiBCZtITAGuANoDEyWoCjwucpnjiKGKLbnKN9rig8S0JAEZSYoPDXAHkighDJ1gS0PqIIKzgG0mkfBiP0ZTFdN8Uf8j35CEzSxSgNxsxB2EEMFBqBaXi/yrWt4ZXd/sMbAABGVsdwGJuG7FlsREIgIB6Id+ksKgHiXlGzUjCWcc9JHHwCCJgDxLaL5BDB8koAC/SVptgnKFp+lyl7xMCbECh8Pm0KVwiysmd04GGtlpB2bEetHYBrMRughIWboSSgfmYIVzeMIAY4gDKLA5B1Lgh4+hHByA0lO5xtVQbOdUUH9EV8G0QaidC5nRiZL1ppKZDkSPuh3ZnNOOGUlOa/95yzpzpKZnZig0i7OnPxgnunTuiEU73Bzf0JMUe6SPePIDQZleYAMbVKoDC1EKkxQ1PBDYAAFlKh6d2tiRacFqfTX/eIFKbQCCFSBJITqygA2a5wZ7tCaFispCNiRxK/fVAwA/fUHxQIAAnFopCipg1bEShYQOAIaAjTMgM+EUKzBJJaH9YcEAQhpSBBT1pjZQgQUUcgUi+QGtUs0CW1WwBH88xjNFMtML7IpTjw5PBTYSz1jdgYMdSKAMvyqBPwzKz2J5LXMOeohA7JECUKBLEKawCXT+yRC+3CNe/YgM174CEm9ZBAqszeMdMGaWTWV0lfeKxGoj8KwmmEUgX4zeSpqgGOBGAAoRaIlZcFKPgQlrikRR4wWgB7SVwKMJth0ucfNolgKq42IZw0tzPoI20jnLIpIUkFTsIokSsLa1gnCY/3WhoITGRKUdIljvdYVo3Qh0JVMLWUkFgLtaKLShCk+gAWOM9tB9sGhpvJTN0abI4KUB7XU+8IdtLHzLK9jyCrixZYczfMvXsWlT7ZAtZEzMlE0FCpQoVrGL9/riu5D4MZual2w96eIV03jHOpbtUmTLFHdgwm7nMEd7SDGHJJNCCFh4MY9HacFAfVLHVJZtzAS14ydz6ossVrFTShwodVTIdSa2sYr7walAgfnGW36MY+hlD3HQaHJSQTGaV1xlJ+PZKSSekTj8gecnr7jEm8IxjQkd6DDfKifSU9/w1pcFFcDAD1GwlGM2gqrlReEFnOZ0DVSQgqgwxXN3Ul8Whv93ajOdCceQoRQI3KCzRtdUBXtaClt8yry/0pR4kVawiuM0vCXwVCI5fnGJ1WGBYnwJBm/O8UeE92iORnt+nVFH+lINaTPRtNcNkcr3RPqkUxOveJ/ex46Xoh8YTGCxZTADInq8Zhjv2Mw/pvFbOIyYNDZhtAEAsprvPQaLMOErfLY3ZFIAh3soXOEtEcR0XSblitVDHwa4177v0ZLpmkVbmyKQPQqRxPZeHF1lOYtEVFKVq8inHZhoLldOcxwNr0Tk+24CPNDlkrNAph4rOcFR2IBmPc/4i+3gmV86KVtEK6UPULiDIGzbhPbeoygtOQpaopeYe0hdEFznektOwAT/tRnnt/CYetkr8IQCpyEAvnkdhW1jjwbv5mjikIc+/OEPTLj9wSDGcN837PYQH802/+hIMQ9fTNF1jr+Mjw6OHp/4xv8o8odXfKZy1DlPPq4DHziHFYxcDvyIC/GWjyjpJV95hKbeoo03XArWIQ5MMF48jv/a5R9/uYbYc3J1Ob3qfY8j3a/DdZQ3XPBNX3vTe/J7SdD279yhQUXRzzBeE2FOPS3p8pCnP+XxHgCqpGr5TX+QyX7BB1JQHTZkcIPEI2wDxSC9KtX0BfKTdG83BmzjkadH0tEUAo0kB8yWfKARfX/FaXlygJz2ARqAFmzRJ51WU/OXgFXlHczBAt+n/yj0V38w8DKBwRBi4EJlMAMlUFq3V3sHVXuHlxAPkQ5iFC/aUkxQsRNNx0m3YYLLIhJ3UHYY1xIRkACd9GU4cl4DYQBBJERKkAMZgTzlUTHu4AMiUHFplEY++Fy0lxhHF2QPQVsW8RKdMy1XUF8nIET4hYSxVEwaEAN34Fn7B3mD5BzJ1Rcuw181xBarJETosnAYp3WdJUlOsQkGYAZpVHY3dw+mQIh0YBLb8YVvAAX3cnMV8ANp0ADE8Bq98WCvYw+EJ3ezcTT+IA9DAIoioAFvEA+gaIpDIIqkeIqmmIoaIAKgOIqlGIoaMATxoAnxsA7h0AeasA672AfroAm/iP+LnxAOxLgOuLiL6/AJvRiM66CMzCiMx+iMvtiL0viMwYiNvaiLvPiL1NgHxZiLxriMzXiLmhCMfdCN8tCL3QiMzoiL2BiNy4iMyqiL9AiP8NiO3oiP+viLxLiMxLiPzfgJN0AGQCAC39iMyUiN/1iN8jiN9OiN0kiQQHAD7iiNxtiP1QiRFhmP4NiMN+AFQDAEz7iMGamQ+diQ1eiL90iNx2iO6BgPnxCMMamNmhAOvYiL0wgD3RiMbgAD4XiRN2mT7IiO6OgGKgmNmjAE4QAD4cCNfeAGulgI6KgJ4xgP4YCVUVmVvfgJVNkH8fCLxViU4fCO7ciS0liOCCkCVyn/kPUok+aIle34jMzYizAQD3dpi12JjusYjHXQjX7pjsUYl+fojDK5Dkcpk8k4jPWYjLzomCf5jx75ixt5ktHolF9pjryYi/dYmFYwAhUQAWtZmJfZjLbYB2/5CWsJlnUgj+hIls6okWB5mt34i1NZjdyIjds4k18JjHUwlII5mdNojm7QjZ/wDppQB34ZjE55l0XpnG5QlaYZna2Zi90omNIYjzxpi7e5kt8IjHhZlWv5CfGgmiKwluZIjKFWHkCDDshzGZhkXkEiLm2BEpRBiZ1QDwjGd+jAYJt4NP+Qd/IQD6M4BDcwigf6BgS6iqaooG9QoKhooAkqobWIlzJ5/5fleKF3SZa2mKG3CJYY2qG7yKEbiqEgeosi6qG3OJ4cWqIc6qIn6qFe6ZrSaJrN6aEf6qJkmaIdepeJmZY32qK4yKJDuqNk6aMv2gcgCQQasKPgiaI4OqI8io0ceowTOQQi6qJSyqNbqqM4+gYhSaFT2qRASqQsiqJP2o3N2aUxyYu62AdM6opMaosHiaVVmZka2pXLGQ6uuIvleKJdmpnA+JV1CpZMmpSFKgKfkJq4yJx9ipmMuqLH+JUhiqG+yKG</text:p>
      <text:p text:style-name="Standard">/aJNDKp0VOp5VmZqKaqeuaKQX+qmeOqcruphOCarKSJ5fuZa7aKFQWpVv+pSd+qibmqFlqqumWY0VWqnxQP8aFVABCXCLr8mmKEqMp0mnNPmhZJqrTPqVnTqeN/mNkSqkx6io2/iNA4qhOsqnxTiiiYmVajqUeDmg52mqMXmVZrqjJkqkwaiXsBquGOqPeDmpgwqWF9oH8iAOx9FbbsQWt7IsXfMZQJITTMEabNAJnuEbGSYU5bGJESuxbKI7erEj0NE3BYVMTfRP62Qc4uEhHmdQFNV7OyQgeDFRaHMjN9KGJaUpJJux4LU5xxQwoVQXknVeItsjx+RdAWOxDSFnJ4I6jDR5akKHbuiz4IUOu8eEZ+OyKDtNb8FV51VJG+FQ5tFAlbNAQIK1ULsxLJKxCtNAL+NACmG20LRO4CH/srnXIPlUtK6ifdPhsmtheidrHJkStp+lOCVVLTZ7I4k3TI1ETIJxOSy7NgXkEYPbIy9jsI9XQzxStsdxOS9DfdHhs1I7eR9bLATStpQjTa7iQDdQGlfxTljrcY7TQI4XTyGyODwFElazeK9ruf0nGOKBuJyrOEV7MuSBHIVxUUNiKrCTKaNiHFxFLItjKnQxhAKiKyECKRuBHJhCfRqxQ39Ts5JLhw6kIJuisN+gsPpJGx02sePLS3rRNUXUIH9DFxVUMg1CF5WkNgyyHcBkHZlSv3yULA40Ks1hOcd7aWbjMeAhuRzrJvqbFwuyEdKLQzohvyKyfcykI88UFUE7/zkFRLgO9ChTg73IAh2GZQ+7J72qs3jyZMHjgcDCqw8W4g8FzCL8W0x3kRIePDslGyT8FUqs+7r7F7jdx3pWg07+wS0GLL2lYrHgoR0sZDafi06BYXg/vBCOUrpOrCJ9y7wCbMHZ4VVL7ChuYjKS2x/1azsGBbJB0kjw2x8OJLMR3CAZS1DVkiE/oizT9MRGzFCPVDbnwSIWEHA+cRkOISTt23tjZSxobDiYy7vLsVBiDDv3Sx0Y+8LmgSm2gyKYcjLMpDFgQ1FjU1GIs8GjE0BTczn1y09rnMBz/MY5+8fGkTlvXLWEK7t8gyCsQTRs4BsXlom3RL657DSHRcbFi/8ix1IsATNMlZQ4zBTKPeJxJdyAlJO10FsXJOLFHGJOjlfM1bIhzFGx4jGyyVTKTRtea6Miw5I6QALDOlLOHzxn5+HLMKIhdzsqJ6vOfPt694Q2wDzAhAvJkCwYPutQ7es35oG/67QhHSggXvM3gixF2DHMm+PBA3ROLFwgzesjREtJPPQo2mxMwpsiVrMhsjseV2N4wuwisevFONE199t9L1O1dKg7mlxMdBHOi1cg/4zPFwUjd8s40bQgaiuz1PvRpdvRImw6nsEWpUUMH8vMrFu/81Q4toPFc/gi60TOk5fRl/ci4SVNIky4qzNI4DFWEpIpDgTEDUK5Kpu+ypv/F8EbI99RyTqN1Llzzx8SwUBiMtQivJFRb5NRibxxiWbbn7oM2L6htqFEvHI8vxcbty5SODJ7O8oxshctvAGEwQn1yD0cxpSEF4o8bAOL0jqBvxflgfM00siiugEDGl2NzidSwiiys4ujIjC8UNnsyybyDxDxxcZCOfXsyk0bT0u7Dt3wOmx9HiaNQ/xxyCgNzWCtT7TL2ky9xI99eLuDHtIr1kZ8HuFMQFMjwCVtOdd7wSYtTNhhQ9DEVdSBOHA91bcrzT/Ltx7nS92NTIrN1uaNSn4D00VEOk8cQJjbfY00SAQntpD13sryQM9xWT6t3ynNemLNtW1LUJLLyM8h/811LeElKLO3XTbTBCCY411lu9jyTTnq6yjY4TUEt32ZLbY8EilgHc4eshGoLCIK3MrHbM7bq7Cy3HYPxneBzeO9Ac1+fDbDXbF/29Hj/NGfW1GKg1o07rMtPeJ1PcD7nbqcDB6azFAeOLM9UiAwThz/nTiQNSGhFLaW8xFYAAOj8A8a/NWOzbYx+MNM/DmfgObGEcLL4t/v5Mu+zHqpbSM/Ldc+rdbFQXubrDba18KNHLk33DUmDNZ1hh6bm8pai7t4rM7nkTqTTocHzTnEvLcZHNPIUrocHtAuazks9NNNy9Ykq9PVwsRtS9My3dX07dGiUzEn3SFULdw+DerS/P+4zEy0XuwqCc5D6ATAOj2HblhExITM+ETGQt45fyvezOTH4IESsr5QXANCXPy6cv3m6uFdyiHobwtNklLJ3zEsT8zqQwvf/lpirOG9RWOJe1cef93jPe41IVyxhqzf5n3t0WHuZoNakhwgHHLaFS47/h55Pq3T6jG5OeRMKQLQNwTgze5I/YdaLXLa2+5LTzzPk3PnH7LYFB7bk8ctAZXOTl7Q2hzfWY3AD4LOqoAJCN4cyQ0eM93SVf4fiAvNgnzsghyz6DRRAygiVB3Hv/xPLc45jTQ7u9vcYM3SiFzOY2PpIOLGsH18Fd1M5tyziYfd0328pVPAsbN4Yt/e+xf/Ic/ce/y01OY8sKZc6QbVHErvz7uDxSz0yh4eUVuT4bhz6x5i4mSeTqGkQ4zUxlv97CQLeTNcOIgc37G9HczMQv+MuKg+yfp8tEgtyRrjMefb3x9dZ5OhsLTcGyAGd/Vu+mzSOEivUIZjwhcNxUTLuVLdEBoSGOlUefwu2Z9l9R+exrQ/4uEB8vzU25Msu7GDOu306Dh/+A2BBX2A5gKM0s2hwEYbn/fdFBQsye9k34yez3dcsSwiUK9j3cRk0qaSOIQcNtZdukNtwDVcsZNLOrKDwWKsvyA9u6Gu61xzXqZbIH8TXgDRz14/d/bcoTtoT6E9dfbqoXtYUGC7hQPt/6FTiK6duo0bDRJkSFFgyIweB7ozaRFjQ40tMWJkaK/dS4UgWV6sd9FgyIYJY8LE+HAmRYoICc40iJEgxpkSLQpEiJBiTIsFddJ0N5KjzK0QLX5zmFFhUZ0HfbJE2lBsQ4ETXwrVqFOm3J4gT17seJLg0oVZHUZNqFQmxoI941IEC3ZlTYs8ywIdXLNwWp11T7YrSPgoR42Z231z960Tm06dvv1DnRq1PX8+rvhA91r1bNq1bd/GnRv30pQ2/wrNGhykX6QlE2LeOxi5zMIhgw/Vi7IrWZoQgYoM69Y5QrluHz7E+zTyTfA6Kd4seTVjwqVmPc6s5y7FOnn/YgpsmP//J+aOnLFfDMyeb9rRhz77YooIpqLMigmplnCyCLwC5fHHLO/+cspBvGByC7H7MJwLqIIOyimouBqKSKzqBIzssca8AkugFME66Lzu/DpKo634aonBlojiiDO5emRoL/c4ykyskeLirqvgJHsJPu7AspHEsKiMKifFnkIJwKGijAvL7ypLykKxiFPLIx1jmkylrcBiy7oxBaoRwJeStAqjxBiC0SKR0PwougXL9ApA59rLa0k1MSPzxuSinMtINttqTD/zdhyRRcGEYnHGklb6EzvuohRSxB6/Eegb0lTtxDZ/WIsNNn90o7VWW2/1azDwmByyIjAnDY4p9GK6ia3/F8+MSixDkewIJc2aC4xBqHRl0VIvGdSP0y3BShC+ajtl0dvwph21HSzcqI8rxqCjkyaFDLPyKGfdwQKGUezbsrP2OjSURk2TymjCV7VS0aJsWSyIxibT8wnRHVX6612IjdyMUS+RnKghsNRrWCf8dB0VYO4MlVGqH81K9q3fPlSxOKWem8xMqHJd864kl8Sx4MXI2i6zGgHzCGVDM8qJUugOlfgkE9dlsk2amlroTrzyG8rZ5R5lTK7m1KJqJJ/0FI+sGAsmdzK1+DrqMq7L8k0tSGfeaexUqRp12qBhukkwo5xOsqeq+TrU2UAFDG0009iwjTVYFfLhVscfh3wx//KyXHlPTzWcWrLkql5w72aNxjjnFY31s6Wc/nTMXe94ZZcuolumuzH13A425qrRSaGPe2FSGNq2pPtSVBWDmy/dywIkmMQHH/zLQ3sKvDdhrprlDrrrwPwyJ2O3nBbef7EsqDzINtzV9YUsDxPB6svVd3q97DwTYOiaVY+pj2C+H6TqHBx0K8fuolSCShS333jlY2NjSlz0R5bWwWVj3IEWOroCoN9t6H7ECknT+qM5lFjtbAqJ1p3wFrSK/eh9NhkKkmCCMuWB0EiYkYp/OGQV/f1ELxhjzO/kBbTl7SRNl+nMt6AztjE1hH9e0pGoApQXyJSHI6iqh2jYQIxW1f9Gca9yzT4gt0Uu4oZT3kpg/dTjsucgSTJyYdOdJqIzHxaMTc2qGgZ7QibBKIRb1vGRhVh4JWqBTXvUQpGcviI768HveQZi0bhahJ45znFPiqlHP7BgoAB1xiMPw1tYNEbHmYijDxRSz1Wwo589BRJaHgOYdALVOggtZmYVq52w+OMfdUzLdWE0WFUARjefUKlTPwIM3aSkJT71Ch22tGSQ7meyBY1EaXbyCVKwNj7uJO9unrGSfhipuYEAs5mCY8+IFFW6MhXHjmw822SS6L68ZI0m8MrkgwLjIX4tDTLMA1bm1mmXezLIJ6IcD9J+l7IlLstFlzLIJSkDTc7RboP/SURIYqZIGsRZ8VWvukjjurhRjrbnTiQEXkhjyDOaoA14P/If1UJHqRdiko6lw05yhmOdXmHnaAq8yDt18sANeSaUI2vSJZHWEXEgEieAGSlzOgTMqM1FHfJZhyTsQz25dI6YR4RQu77jx1/6iCiQKc5Sc1KnabUrggPkVJ2MOUo3qsVKeyqZ9Or0Myl5a27wE6HVUEqVIVGEmP4KnbtehBQz/S9tKXSOTsZ0x6IlRXgdylsDwxWyEUHQZGxT14OUqR/igKqWFAQepix4lvWoUY+J8pNoidMcwiwMPLAczuZIdUaS/fJ0wNxqgtwDMTaNy4MKPVnGYMgY+0kFiIQt/6ngZlgSdTxEioazzWuk6xqNctS6kDOiJTmkrP1dRTihxUuSWpsn0aFxYdx1z2p9s0fCiCcoXQ3mJuvSwQsd9Y8H5GNdebXGeB4yXeMkVzG1WSYWKUxA5rKXfaL0XaOg91tbUqsR3QZQb5ESRL2z4cdQ5FjxTMuJSvvuekMVpJgqy1B1PFEuaVeW18koXCyWFsiKGEpKXYfBT8pZBs+4mDotmJprAXHPyqVKH3n3bzCV53KoQsL0/IdqLF7S8DKHphQeOYwiSuOJKRNc5WClVxbksV0WKKQJQ3OXVSWn3x7WHhanx7ISEwycMKRZFtOSUaB6Us1QFZpVjcY21PXHS/9mdV1C3wpqpt3bC83GMzTeJYmd7Uh7mUViBYY4Mot5G0z9EszybTd45ulnyHgal1zNDsYxLNPmDjIh+8g3oTi0KU6jDFGopmus90wLcgQXHhPZCG5zS1Fk49KdTw2Rw/yLb1J2xSlcgtpBASptzGSqSmUS6UJz6wdNUwZao43XvDJemEiVFdZlffNllAqcLEO8a/d2ebiC8Ra3XjpgM6nxmVqBIQu1I9rQ8admBDvxLpVJX6ul9nYeFLj64JJboHVJUWjpJbXGlj05JdulweRyP1So10jnG9ThJYlMQXidCWauKZ8RkOFIkzh/vMYe0i10zGnlnzwzuqR00TXFPFP/Zks1eNYL0c/45huqPRomq5f+K4GzNVLiREhlBi7wZBtbY/GQSSBFTVdxNJRJzi4sdETrB9YVrMMOGrc6M/5wu5Dr7D41Z0/K21p6LGxEmL5uMZ6Sc7ymR2LlcGzcvNuJWQ+apMaOyVTKww7Dk9T3AH9Oj8z0EkIlxlN9ftlEKYK7yMZUZI9ZreBGA+3aFYrKfQ8OLfVbzF3s3L52QiyvfD1Oaw3Oq/XUlEmSG+6iViy1nosleE1LahyjpSQztzbxU0IlUNW5wYuZxGSh+QxFiVFR2tjDBy2HDWtkvv3btIsxNfpuvpNj+c5LpuOXkRiJhROp0P4H0+FpXQ1RNkDi/6/RZd7F4HuvV76kITVmxPK3j5iPbmi1OcuJqzoMnJoKkiOcc0mX5oAdz5kw5hkb8GseTRKZYoMJC/ITQCKnwSi6f7ktdxqLpuGrw/OcJBo4RYkK7BgbIhIh48gRngm6vvKKAQusMVKQ8ZoZkxi/6BCz9lMhYnOm3yEpiksR2QumrVnAVfqhvWkjvXLCwFmORZG9hAMtCSyxaWswRrmJt2KRkvmj9NKOf6Oh34KpfvMe92AepOKSKtutI8uyxsCxKjPBzsOcHMEJjfuGPoSu2rgCLHqN2OC+QpyN7eEw9KgjF1o3quKR4gu5piKTYYEmVfOoPSoZ4cktQpm/Pvk0k//yDQh5wb4rJP46KoVgtQg0NRwsEgYrinoonn9gqe8iCVAjJukxvvo5CNwqoObYKrlywxQzJVmTnV2Buz7Rj+BZqb7DK+LLvI/xCdICGw/5GmWbLL9quw2xqb4qo2XKMSFxtG/ZwDUZH/L5lmO0k1sMGeWwM3drmvFDC3W4LG8ar4VCJhcRv+nZp027tNozunKxEy77qa+JNTJ5EkdTE17qrS9bKsLKH3a0oSWSnJ3qsm75Fa5hQ/rBsxraiuYSEIoyjT+bLowYNEM0xBrqkbj4xQJzl3H0vXTKCzsElhfyE0szJ/RonbXjtJbsQHTTqT2yEW30ikyCJv8TKmWaHrH/A5dAGpP5SUBJfBeiWgcCZBDzKoqNs0GF4JRNwhIvdCNy2i6h9JDsOqI11DZmCxFn67pQghfh6kbmoZO+G0VxSRbhKhV//CmowRaeGC5i4zW+Mal1YTClAq/FMyGmKLjrcLoiIy//uywKUpfIKDts+ZJAia0yQqxh272IDBpdy0maY6bKOifGmgs506arYa7wkqXjagmda5tU4y2jIwoqs4yJCKEkAamQEx2CLLl1MorEGI3pq6LqC7RAczmTNMkYKTsQfBp36Y+c68ZwNDMkur9JFKP5IrtkWziwTLo9AsNtzDXV24leu0bGM4/GaIqXSEVR4klWVMNIa0B0maqK/9OtokDCmNgS0uGxOCsg3Yq6zLMWaBQiYgQbiREgEFEkOFqzXRoff1GY9By+gKtAG4KQrcqeXpyJhhyjwKod6+kSYTmjvBkLERXKzVMfg/rFZAkeHIG0SAm91NsXVPLQwWEPNxqZGJ1B9Uo+7zov+ZG9gUKnBKW9mEFMEA0471krBcS9nLmkGCSu5nCxAApL4Cu3vVsP5jOZKPrI0mCD07Ao6iJJ5DTE+0uRuPKKBJFElyRHz0Qp5MLMppOXtImyPHFRW/pCysG1DnOdActPJPuw/TwrxxSXVHy7Pvmip1yRFdKR3LmX2FGkZPM9wEvP00mtNE0PZ+JA+8OjLitBFv/ijvJAINeLjvOqDq8iMUojrly6tjBMpGpyugHCMvFqqrhLr4QMS8m8LKREm+MxKV2bQ8F4pXazH2hMFhuCpzYpC8SqlGtiJlDpDM95jppxyCssFvEDng5j0S5MRkGy0GQ7kspc03issjRUUKVLqGOBQNu0y4Si0jernRg9v2IFohtxmSjqB5D0UtqYritQiJIUU5mTL2nyUeJ7zpVSpcyqs75Yoy+rwcObNqGSHl/iFA87U2+1jlgLK3AiVW1xx6PpyTx5CKUEKKGTo1nyTCEZEAecT3VsE3apnVYtiM4RmkdaGVLa1N4pVmLtlp6kyNYaq1+qqkqrmD6CSldLEQj/PSi3aSyjo8g5GSSGc0rqCC9J2azK9B+ELLIFUw9+KSUO86eKZRCn5JTbKjFuGxoUcraAypXTE6Nw8jkWNcKPw7J/9KmuSZpQIomc/MkgVM2RS78za87fC6qc8Y3U0xsrsat207rUg82HCpzK6AiJEk7qmw3qGkTX+Ffuy4nwQBkbWUlF/CkomR7C3bSDONXzq5iHKS3SM6/bjBjVqTs5UraQmViiXTHv2SSh0TZ6SbAzVThWdb/QhZCnSgFNIEAKrSf24lQD+hB++TYZ3cDBMiE5K6QqQarNvVhUStZYqka8EsKbIje6y0SpewxjG7WiDF0cfM5/0hvJJIm9eZkE//LMcHrNMrsdPb05DeMrlvA/vsS5Nb0YTnSyP0k0+opMgKMsyPWbaLUp0GRRqaNPrivZHFvT42hH0ClYAstI/Ds9OSWyKLtTX0Q+8f1Geu2rCfqGJzIc0YguH9gH14iVzN2+Y4JSp+Ito4GZgtU9KXOoYRsfzuO9mDQjMJxLiFmsndjLNUI35SCtGmysiVNSbQQnOknFm1sRfQspx9PGVJSSuPMPLnEtq+NE/Iy6Qo1YMt7LBOpEuurAAlUfxEMHxXTL5ICL1kVjhElJ0pJQXVJEYmosv4o6sj2Wl6SfFVQJ5bqzu2kZruGXeLMhDGPKNvq97WSlj0opKOHHbguq1P8zJ51SvVBpnx8MMEgFGIIxFRNjPQXUmu1gDiNVPkJpNCST2RkMsvdrjD3BxoIcrBq0DF/1LOebF4kaDVURSVjxAe2T4ZhTDJlNsWCzIcECqzNEXY0NPxmaX6rbtijTGgkWH4/xJnr7FkTkF2OMtjTKJjH2C6VcQYJz3ntiz4ShF/lcMhPymoUpyOytE122vODdr74r07kIj65rIVYNo2/dy9CVNib9FVJLwIUznfJNny3hYGg2KMysNuJ7UnZlZTEDwjO0uA1dQF2GNwjCwnCTF5cRrWWl1coElEYEYMoiSsdQv4b8LLR9TkEZQnMGQBnSJ92zw/nBmM0SYB8mMC7/UVfWWt3+lbONqcnSIxVG08OscK4VHs7KvSiFkI1kLjRU81C4dFGG20SWeEQCc1aSwssrdo6GKrA+NAgYAANPmANSMAAhEIGk+LoIKsHHwtWRQ+oiZqm0rMLFUweV/ZSvbMtq9kKkAItYJGBa/WvZZWpjYUWanbFN+iP/vAmzusG5+DR7ShgLAIAkAIE+8Ft6flOqMxQGSZGd7Tk8eQthVJZNXCOahWIbJUwU8hvNYqB4ZFAoKTFj+7C8Qz7TfIr00a+t+2UtezJ4O2TTA7NZLVK4PSF+NGsktdtiZdz9sWacMki+fVa/Necf+zQ3FblQfOa/QUNwlczCLSd9IS/H/+UMLWUV4WQ5xUEHzNVqQvswvZOetWyqcUQdtVFGmXU8l/0cdG3PgsgHHCAFPpiDObACCCeFEsACnuk2XQsmwLpAuaGWIw3vFkqZX2TUfwgii/49VC7sAqqXRkWLKHak2L1YV21nSy1DDiyxnS0rPtlLUB0MdLAABMgCJNAA4/NU7kpt1KI6u2nBhx7fyK7IfwGyMnNYmNmMXmFBAAzguzC4YJGYyoJAzZDeyrxUczUkNeOPUmOmJ6Q2ANTtT7bJ04Np8N44OCLXTxYUnO7Lr5W2Xe7bjlvQAj/WLpxb3zJCpjVc1d7sHJctBoXPS6GOKIoiisrX2dhX6spvQjMWqv/7GaaREnlL0Z0bki/vkvt7vX7iSxXUtW+wABw4h3PwhDEQgRuIgzlo9RIIA3UZMMUkNzt9jCKDwa8CdshcDgWxh0lKl/bdQHhxPKpNSNAo3qxrJAKr8b2EsKpINtrG4/BBmHDeJaR9UBctjgeyCgtIgigQ8vYa1tF9oeUJwct21UyhVqIhEsOUbYlbGVKvn5PtGQ/ln3TatqnZwjfcz1tzu3NUUo7dOpwjM0y2mzbmG15Dr/j1POHyTVF1TC0LOEMCq+1WbyJt5ch85d67uYIcukpLYE/juxlsycSuSjbH0uiUiqwAzlWhXNW4KJrQoku3LsFDPDTGODZaUcSkZT3/VCmTNeqTokFfqYkF9wYrKIE6iI96aAcYiANzMIAhiGPzZFk8Gm6nA3aaSjhWpIjh061UXLpuNWvIGCcq6QdWIytsJePaLQ64yOcP3GfeWp5Po97Bkt1NApu9sAAbiAI5gIGoLPL0jcR7JrefwTZWFXfx2JNe0d1eUb8CryTArkc8i18mpp+ixOutKMUODFrr1WNopRitqaAkU18NWpOZ9rwn7a/3Hrovpnjgyrm9e3lzZeDZCtefZj9Ykl0p9Dajjg4KTWDSbF/fByr0Sy4HqYcgmajSqO+rri6d7yLajxq1oufKOUf5EdEi++JEhUA0+taOFgiqPwcDEIEB4Qox/+iAD5gDCieItQTWJv</text:p>
      <text:p text:style-name="Standard">thCY64xv9MgJ+Yi+BigEDXDp29gvYIurOnrp27fg3dtVuYcKE6hQXRuVOHBcaof/YiHpxoL6HAgyYtVqz4zWTFdgrrYXSH7htEdOjqjcz4USdFhgnt1aOJrp86ijhD1kvYrx9QoO0i0mSz0t1RdxZsvECiAaO6oTMFumxHM2HGeu1wZkSXEiXDpN9c2qQ5kqDFkBdxMl1r8qa9lSuZDsQJczDdvScJCnwIkqLCgQMbm2R4EKRMww4BCyyJGaXFqXNl4ly5lilmmIENF0YY8TFJykwJArbH9PPjirINIrY7dGLYhYlJNzQ5my5GjHXrzq7M8v8ibtk1HWtmXvFhQYeTlStPWZy58NsuX5O9fNu67eOZGTp03JD4ReoQpyOW+VwiS/QkIauD+a0TG/7f/gEYIID2+EOgQVcImKCCCzLYoIMPOjiQSH591NlIFimXW4WkOQfbe9CtFhJG9jHkmHOXBfeabtyJ0cEHVrxxgVwEtQNDHOYYsMpk330kkXFTFTdYX7f99VFJK9klokjKrUTQWjBBZE8K68jj0XRDrmRabuxNRldYfK00ZZUm4WWkhHyF5l1JB+F0JlDoiDHACjVo4IMFRiBQQxY14JACbyyxIQYAScyZRRYgdJCJQt+81ZcFSdTgghv2PArCni90kEI96vT/82gNUYAaxQuG1lDDC6H2OZRQQD065wun1gDCVrGpeFYHIUgwQwIX+BZiegJVhFBJp+HEpXyGRdaTRKv5yN1wcIUXEkiJVdejfXRdeWxFZZrYJXR7fSlSecGWKBGKKmIEXLWNidtYZpCRt5pi1Ja03VwFBTvSYiSaeaJz7sr73Yf0OfmZcebeNhm5la0GLI+9kXjlWr0WBp93C51IFnv5Cllkl95GyVpu4hGHXkj9vPVNf/uxwaCBBfpwhQ8Q0lyzzTdXtFl8756XmZBQFncsve3VNaKRqHHG3sEl/vbhFWDw4Y0IPjj51RUdmOPAGz68tXNkdHGIrHHCisQmkRua/xmc0d+evFFHNG5Z34cPOTSidve9pQ+V/zC085+I5abtkAXn1U4/YixRagcAIGDonp/KoYFC5lqVBKgvmCrqCyDAcNM/grXqAgx+FPrqp0i4QVCroJr66amjwq4CNT4cpHKrpkehp54qUH0s3UWQsMABuZZw7Iot3VTSWrlRWCRTWfJlW2onCUc3b/J9W5PCB9VdWckYc8ih3xaulVCWnGHm0kou5XuYQcvqtm93sRmndmti39u9Y732qnaFGyftQvW6j028Z5nnDKteBbkejRgmvZ8czCJxG4938DUS8QBmeRL0Vk/+tSUGugcx08lg3xYoL7oEZ1N94Q8LGSSzF/+iI2Y3myENa4iWHzWFKeb7TNHmZ6bEeOhXAqsNu5j1MMX0ai8GRIgFwOAJA7yBGEAxC5ya+AFRlIBq1YmSaN50rPNRiCmmoWCTiiaf7RjnTGQZkoRSoIkxpWtuw8EfXCr4vMaIY28eApHZzjfGzbzJJROpiBj80LgVgOBUIFjkCkAluuQVpAgIANWhQGADEJTqBS7QwBWI8Y2bPCoKi9TToS5ZqiyoIAWdYMEAbODKRWZhc5ZMAgJcqYF99EMs7mCBEVawJyRY8pJIeAEYiHEF0hDHHR2YwALKIIERjIFDRdISBGViIgpRL4KHGaKyjKic7sDtM+ApoWSG1ZNqBs3/IkLi0GPU9BjEmEhwThJYeiiHrvlUK44YGtG78LkshFmnn9giGkL015PomEx/TRsiRKhDNs4c9J3Tmij/TAQceXVvn+A7SdmGmBjKpEYpb2qTAp/lsNvY6zfsEc9kvhEUlRGjPwyKmQ/2cRF/1DCnOnXQUD5mEmvCU01pEpzGPPjTsQEMWXbJV2HkI8R5oeNpnsCiDxzyl8NpwBNak9GMItOddtqEO9nZZ0HWl7yHga8y4RNRQbDghjG9kzlILFffqDOxLfZjSt34R5TIhlTUnHGHhGNTO+Lky1fJyh/ucIck95QodWQklFFAQucKIihLRcEFqqBKQzyVhdy5IAX+//CBDwAAgsm6AbIX+cZVoiCH1NmkH2oRoOEsgMkaLKFaLhFDYX8aom8MgAgSGO4UiodU7JyNffe6C5aEOiQNcskw3mzMCI+mPWBdx17VS58Cf8pDIIlkqBZhJ18KhjRsmcw4/wrOZCgYNPDkE7DXAVha1WPSw8izLkRM5l5KFhw+znGE9fAIkoC4QBRqU0PnqeDSKBaR447MWr5ZbsFUMheclGdp1sIOiuQ2kxX2hz8z9YfMDGSPnaI4xf/wjIWLtK193sedFAxoiVLkHJHNNYnpoVvChMUcnIhBAy8qQRgWVZ0WfcAbRC4j9EBDm38mdEjpG9LxlsuxCCIPSnob0/+LocedLdVxynkZ0patJGW0NS+QFDTbmQZTSF9OtnOQ/QbiVqDJUXwEcacN7RWC5g7T1kAOHfBBW1qluCsoJCEWKMYiBP0U5T3qBZF7316KZY8BIOAFOAjDA1HWXhWpRJk7WMAIHJCD56RoPWZcMIWMhVSEWs+b02LObFCKvXmqVa0SnnW2wCTlnn36aPDMjMZak2qMfugk/PuYj5YUG/rqi3Lqgc0CCXovfca6X+npEKoxOFfv+W5pNi4alK5DwgXvWF48TEm3Csaw32y4h4FM3h8vUkcjDnBk/jO3SVw6k/5I5T8LellBZKbig9dwzcoWNoiSF9igja2E8dngfxX/bEGmLgdhJ7QIDD5wDiuUgBBlZcg4nAjyMNSjzxpSEbrk+0DOmE2M/TIrTHSL3YIMREweiSuNukmfZkeQvStx65iG065sWnBCyxlIV+ohhl7GaivMaYcF8qSVb3QKUjUYNGaWwktfqoAQg/HU1q/QlYWI4SpZmLRy61H1OOt2wsmTpGs1AFnrcK8rtw5MmNxQB6pxqTxaGqNIiNMxMq4b6UizT7yqW5t7G3uDkYmS+Ny3pOhx5nxXWmu+Yswlu0Eru32d8cVD/y7Le8hd3r4o2AyS8Q2Sy8dH/fKNe2YiFELmLciTOLgDuKW1zobdNgYpW6ldz9lT2snbUvDeHRrt/xJe8CU34U9MO+FCmsoMHThFOPdrVu40S2hIgpOxiaadsfJPeDoRO2I9w6LEYbPvaaQwxzkMAAQRaMALHyAFKawAcq7uWLw4GfSkSWm4EySh0Rklifip13N9hNv8g/DVjfvYW1A1XFk5h85dGAWdBvgtWMyp000YlqYRQ0aog0tVTt0NxaKtndRdCUYMwGmlUrq0yqTJxEz4QCeozE8giUO0VuQYmDrdRqtkwQqkUnW0SYWEn3wkRDsQWhPSm8/g3mCJEV+4nM3ZV6whUTa1U/BFn91kl3dsYQEFSXNpye1pG3P0jLZ4lBHZkxKZ3+P5DrxICxB9m7r0E/J1mlNFlP8YAgZvOMx/2dN9XB72UIw9rAM4UMIYSMJ2+MpzXAyyJd5G4Z5tsF65XFtgHMmZ1QqubRt4+FfLsVRD1ANRhJhMDdxoZZ89zEz3uSKDFEhfMIo+DAEcnIM58IM5iAI4jEE8+EPDhB98CA65fJkCRl/LTRzGKclTBV3KdYAn+N8cWIE5+B87WMEceEIWKU17fR538NBDMYmR1JuWFNj+sJxMaODRbFj7CV86qZ/0wESZ3dM30t5dlZE1qdOb1UDYfZpV2ECpSE490F1o2ZhA1APjZIGkLITbaZ0GPMa9EU33RJoc9MFPhEh84ATj6E6pqAAMiMEJGs549disFRilsUn/T5WJxfTbSKlJuxjQeZkbYzxEuiSM/0wgeXDJtsWVGiZeucGHeLVEj92H9DQHetlPz0EG3HxLdTli3PiYdaQaCd2YvTUHPRIEo6ADJtTiLfJDLoIDGfgim3jETbzGwwjbPvUBOZhDHOBZj1jb+HnjEJwDP5DCDbglRvxHPWiCAVACOMTDihhQBglQD9WPw3WXu+0P76nbPN3EQrAMy7iMP2gfQVzB9r3iZQrIMdmDPtwAOOSiOYDmZ9LfDSDIVFjUD1mUMZqV+njXOQlR0wjR+z3MUEgIDODAi1iBKJADGXwCGHyAA0xNUNyYBMoR3USH85xNlY3VSRIilWEEFvRB/0fIlmBR4JpEh850oD1AIOjZXjf9V4+pWc6gnZxgisjZRTuwQEMyRAyKkhswyoV1xUBOSn6QneRwG8A4ojq8nVZUSLCkyVVSCum8Tu4gQQfE4m2cEfTJobfNXhptYkkeFQKhVcBA2TeFk3UpRPCV04buWr68GGEIBkLB32FCh1N123BSaB1BxkSdTGDR4Yq+I+PdJRFZkG7EURwBY3mpEGeSAiVUgjlQQmiC5jncgD8MGFkaIkqUITuFAzhUAiNux+rNmPUQhDiQAWjCQVuuT1+IgxdYgjkIQQqIYySKBHSQ1DolDLcZka3RmvZUTxfSBKP4h/UtCPbRDtVgZp7+Q//vWClomgMffKUXeEE5eMJoFsg7EZXB/EQ/0CI9AIE+WAy81Rp7GKNcgV7SGQdRFIRZ0M43pMTTzIEBiICFnqVTEo1eBB1zydw1jeke9ZMOlVk+NZQbUheMgaH3bIobFV3yqdf0ZN6bWFCbFVIihZ3dwISnvAAMiIUkRUpqPaREMI4mOWvlAGQnBmNvsIoNTJYGWJqK9sNgqMwVWMASQIqocGQjzoX7tcRa1BHuVSFrjln7ROEYuZs28WTc0OpMjhvGeEi/ZgjO8aup1qvyXUiLYUiaFgxCuM8HXWSu8RPOLZiGRalS6ZfjVdRHeUncgFt6iMMYBOmQkoEXkAE9nAP/JVgBEEhmPfiDPHgBHKwDSMQGohasPWgCOJgDKsjD+oxL8slbra3DJeiiXQ6UPQxBocJBzsKeZSzVclgqaGQsfvHTYl6Q883kYLBB9bXMgshMgfSZwenpZfoDJowCHAypF4iDdLTDOpDBEPiDaPBI+AzLbVREPNyiF+jDxSycd8ZsN50eTUoTUDCMWQmEBcSBkoWBSDXJrEpbB3EXt0hh8SkgUh1FBOmQQGggU3JJF/aLRG2iQOjNXgHiaabZanKHWTmt0wloB4gc2FCd1QUk3VGW1zidnERBKjmmpxTo8eka5C7aIvCnW8okyoANU1zBFQCAtkZBFgwasc1WWWIX/5QlrBkJVXk1B+OiJqfc4XtQD0phKL86FDkF4gSiyfimCR8pZXf9UKxJavbGVf9A7NQWJgIBDPYMzP6sS+chWIuCXgr1mCSQLSWcg9n+B3PUQRwMwUVIgseCwzq0R8GQFIg0qTkw4klIafhob3B8gz8IgSiYAz3Iw5nJAxxUApH6Q//IHJBwCxtF4ZfAb0OJB40G0Tb5j7+xjA4KnIIUiGTeKYJ87WWOQhzwgTmQQzxAEkodBZugjFyABl+xRJOUIt3OgRdggTuUUfl2Y3EoY/38ysxuKmm5xGoVXFbBiBbBo8VtrzAO5sNhoCbyyOAxpnpwIwSGjY+kiYUNo2ToRf9fuAPR/QOxzSxR4peFFBg+Np1h7SMhuINUhIVpTZY4UM1VAKRNzRan8FLydoBNLUR9slxTOJnMUUqecE5R5AfWPcVDBoUoq4P1scGdgF0KZGqFMEo9pAAMzENVAZZUbrHxkAm9qaFLTo8Zn0uSFuR1kVOk2hsBIY2ShGC7EIbQ9PLQTlBB9RVJdI9JLWX03QvPzV68wBswYoxPARBM9CklGEAfqBfegYZfiAMQg4MmYIxf1EYX5Yc6fILNsmWtKiy9vSCbYoQ80AP9PWpIEAIQ/CkZoKulKe1RPRAA5UwFUk91dZhqNIvRgKTKsFDWKoid9lkr9nD3ceYttjOVAcn/SlJZVDaEULCPcMqlOXhBJnyO3EnLIJaf+saVjdUNyizFPbbD1VwRkflAWuFVrEVUd54mSCgnNAfjXQSNBv7NWX7xdVbglxBGCkRnH4sUeaUJms7RWY0XRLzZC4TdCXaFnRDK1mUCRliAgErKhtDZEpwWEIJOQ1au9yDqVbJWEqxdBxyTWtCEOkSgTagDG+RHLnnqWxhWFKSKHRJEi+zAcDlAGBCEkMjelfFIq1HwrKLbrimuffCk5i6NajgQyJyQJmY1S3IXFq7UbRwea2ZnVm8MHA8QVGpxwiybawrix4zVZNcVO9bRFdzAOVTCB6zDinFvkxi1PYxtJYBDH/TD/4DU3BalTHWkJT+MgSpQJUx8a1/snM9YRGDMxhB45iVoQpT8rDn4pRoe3g6N0WncEbeAEL6xBrj4j6s2hl9QHyoqyMvEkNd2NPetQznQ3xuMFDx9r133UA/iI13QrTkENJsgzBUbjOu5G8loTNuxyVtcgW2CgygYwBCEVab+1TY+FKoKDns3BaueRkM3jG7xMfcyBtABDW/cVb6sRKzOdTp1408Ca3cHiSGrwD7YRj18nSjZXT0ExdslpJ+shKDkSe1mQlGIRX2Wn8Ox0UmwwBKAiqwEjQVYgE0BRdqlAKIhBBuk4D5K0bv1RRGEgPA8UwnIMC6DGxptKublBhoTJf/g8CQ7tnC32GRoL9GKiLgyW1j5NFdRQe2KIM25HJiajmh8e++6nDHARh8wCqJE8eRJtsMo0AM/WEGRJm55iQVMAEg9qALZtjOiDU5QTI911Oxa4tlIM4cb0MMcFGk2+2d+oIM+XClLY4E66IMXBDEQiBySIAsyRi4EFR/ncgdEN1R8SO07P8Qp0ikOG8hG83B/I9wNcDAcSIJuIPRc+7M5lIM86Kg61AHQejA9q2VXdqWPmgMZnC1oB7PJJKb1tsc1Hw4MAEEckAEc7N85nAOHrwJRbJRIHd7PiOhpNFycK8nE0YiVMaA7uBHoPuy68MzbGgSt7ETyQGC62lFzUQj/GgLomfgFC5AOqdjAEgwAoewJEDKKS6T1nGT5It1WDWCAn9gH7nZA9xSG0V0GZGGa4yySDczJplXGCMaKK5mSqIDApCBlcCyTM+WKAeA6QnsowB7RrGkGj3FXigr19naiOLXo9pDpU63fsnxge7GNt8yrakuha8cYtFkXZWCI+PiTG9ovbevhvbMb5dgFeJsDHKgCayPfN/y6kAbpj55DnRy+X3YpSGvCN/QBOPDBBHdJufXDuZ9sgZyeZSOiZ3pCPLhDPNisBwMNhbLLJ47pHa2PvkrGXOn9m67U6KEMFbOQykQmgdAOf2P7TuFUn/IBylZLZXQRZvgzJXjwSeJE/whTQjm4Qdoq4o/6aFe+uzxoiRmPD/NRl8iQlDu0yByQwsflpjmQQgnMQyAzL+0ZBhoP5cyyNle/q2GyMVXm+t4YycCwC18QFXmgjx7rKkD8s9fPHTp39tQhtLcQHUOGBxN+s1fvIbp2Cr+JGbCiRscsL6K8yBIFBIwrDe2hU9dPjB8QNV50rDGyhooUB9H181HPQpIoNTQ07DcRXT2DRVMutNdOXUsEUX7G7GhTZT8WRl7W+JlFK1QkJhMebYeyCIkFB8rMKIHSIMGhTC8SbGhQodCJ9griVApRYUGHSZOidOtOrjumeIcONTg2ZTuchxMCbuh3LuDABwsapZiQs/89iRI7S8aLMnLlhmMdu015cGBexQNhD+3LODLjwKsbc45r2KI61L4FKw0+Vp8Xc6KAbCqd2aJniZmEUKpkzhwffuYoWRFxhZAXPp7IwKFOiZQGH+HAmYszyrfflPW+uXND79wNf6MJO0xtLxOQc1a8GGIMSs4ZwrOlRJONrbzomgyl25aa67W5INqNoKQIyzCp9orq55sP2SCmk39ILJHEK3xA8aQUTWzRxRdhjFHGGV+Upxx+wImnr8QWGoove+Shxxx65EnqQ3vmM6ecdb7xRxx5/DOHjD7WkUech4ii6LMDUbMoQ4K63EtBjMQoZQ5S5vjAADJEyASviyQay6j/g4ba0k6iUIuNS4uaW27D0RYqbSy9mCuonRSqFKiypC5iq8u4knqrObqG0medbv55rLk6D5RIMz0DM+qiiIpqKSuYPsqipExy4nKhetqxYAAQuJqqCKQEizWJjjTwcVHFUjP0GzZ4SoIjmWy6QqKlenopi5E+UmEJlY6ULaF6EuqACAlmMOAC5hzy08s8C7MrMcNWgg1SuHxr17FgHTotOLqAe9OvC2NDd7/B2O0XNtPybJShi+TsFLY4kfK0r0V9a01ehBzrC+J/eTssw3cbvnBSQlFyT0N3O0tolDj4yNGoHsP17GR95IkHjpJvkEceVTBRp7hzzjyHDHmwuGGd/37WAaeSMSRJ6lMP7anjknOAuE+2i8NaqJ35CKRPSnFOvrYoujzdGtKhRDV4y4jwOlBUPhUaOD9HG27oG81CZKMTNmC0x58UfWjIBxr57ttvvvv4gI9L1okQt4Ty4zTISohEyrN+6oCDknLc8CG/eNLzgpADGWVLKQzpci/lL9/zeil31InP1wMbCsu91f/yHL+jKMtLIU7BjhDOCDeD7eweD8IChlH+WQxqiDnEjF7HaN8TW+GJbw0/0URDfOuTFRq0VD84UiETggdCOuV+1FHHHTE+b4cpd5irB752xEDnm7l2l4gvoSBSB50riKknsX7q8aWctIMN7riCO7Alkf9+oMMHdckPbd6GunZ8o21mOxhsakcpBHVGL4FSSGhkZ5rWsAsxeckTYiL1GMTdxkF/Ec1RtEQUvmitd1EDjLgcwiMwtc0vFhOYDlezmBaOaUGNMWFvUPPAeqGtcxdxxzqEZAAYWOQfoHlXa94mEXSoQjzgCEdKSNSP4lRnDkJIB+II8glyUAIV8tjaZSQSpDnY5yBaDExqPuSPG5zDHHMYUjx6uCi0MaxsGbRM51CGoR21Ri6rgUvthqIOo3xjbpWs2332sZAr7ONvnfTk30RwDkMYwA1WVBdpHBKkIRXJbQFMEj3q4I7PxIOPXtDHUWR4veud8jf+mlAHbzeQyNT/CYAHIZeGmnOnTylQdwiK0yk5FsTaMQpQGHmIpeShKBYKTF6PauJlDoSobA6MTzFc5p4EthCE0ckwGulIBzLhoaJI8hv8otRFfOCDdjTQMT1U52OW0o/DPIhPu3uP+b6hvqUwJSwWOdJF7oIXWQ4zoraTi0XGUhT7cZM1bVlKxg5HLkY+cFMjbM9gdnjI1zDGNavR2GHy9ci3nPRLhuEN9STFGPr5LmG8u6D96BWvig2zdRZbJG2S2Jaa/qYxrcOSUydzoeMZCh1BMwfh0iZU2dlDEmMwBzjWwa56dIc6cCiSOheiifSA4krvgViH5mMF+6QwWB27iDjiYAV+ME0f/wDk2oFMeLGCltN3BpvTgcgGxGqOy3P7Qcxn5GbJF9mNsnnb2ycxm1kXacAKlLhE5TxowoZ1LUiUIFKnLKI0c8DBDQ7hLB+AoA/DPSxeH5yeICtUMdLZDjaReeuPGDKnRb1weiBkEJ3wZDqwlVMspnMrOsSRqI/Cqz2QWVihIJY4iGEzU4VhYW0PlyUK8Ul/9WgJR3CQSbR6rpusyVpKJhU1X51sXO2y7cQeVJFG8SU/lGlq2k7Go8jYkCKXARMSPYgbZjroR6i0nV6G+6uaLgaNFNMp86RnQ1RCSIQUOaftaLiw2OmlNLw0KUuBh0KU8WiRgLLNbYaJmZkm8S35+f9vcBLSDvTww6wbU8255KQOvJbsi4EpDiX44IUU/FKtbOxGZJa1LCDRY45XAJNzVOYwi4iDDNcxR2xlCZtIzTa8nWmhCJloreL2EpIZIo2cPlPJYcFIRSna32U1m2dP7k0EnuAHLA2lJzRPeZUogY98yjG5sG5NBHOYgy0pbDF+gTSnS51UEAGTU4rWCzj9Ck4MlTnYLoWNR+7xrfUSzCeOBdgd0CveX4i4rpImcjKjMYqryakvfdE0TJUJGw01soIXdIAQ7kFKdVFNPql5aWKP/NdHaxuwPokXpDmedTJl6EyjaVA2qkGHUse0nHO9poTe3OHXBoLEmoJJQ7exjWL/KjQZDGO4xudWN7/c/F1RNxbbW+JUwfjbIKUAp5HWsm6FxNxpNEJtN//1rak3xLxdb9AeVqVHazU4vSCOpatf/URw7TFGud7HkejoQ3qI1ho98gEf/PByJ</text:p>
      <text:p text:style-name="Standard">aQDc5nDYR1uY5Q7CAGEOcj8HDoCDWB3ZBh1NTNsClMY2QKdU9wwqoK5sY1G6xG3TnwDRnhDkT1YpGetdxJz/PjAx22bGbNtbXGn1aJEIsfjwqHktbFVKfVCR7v8OtVdJr0vYPu035QBlcN/WSGqJZaQf3sN2wUTfHJDmwJNZLNfZANqwCvk+HTDyR2KH6f9xBzhlH0Ke9a+lqmioILNvfHZ5mJNuWhz/8drZc9dILatTimOXA4eG9b+xZ5UJ6YQijyo7qrJatccclwYT8/YwtkmsksoRIiuzWHQjlpl/ItTwwJ9hV1j0Iif+qiC1p0uGX637ujOUrtw+DEmZOT5D/zfP73FDeUwBzk+gTaq7s5HCcVrJchR5KR0h0DmkSS81coc2mgu9MiPqOM6pCMBYe7P3AAuPEod+oAchgQOzmFyikQ29ERBjiuonErfIMpLguqISMiROGQhvmSSKklu6MwHMunOOGnrYFBG0oEQ/gGKDIEU3sDKEGRMDkmVTqsh4ANJhKRxKKIfhgBnIE0zaEemKqY5eqn3hEMvAmaJRuUheglBGsOCuv8mhswNnaYNN2otaqLGiVAJYdoBC9xgnLbKLkSKR0KILypFuuyifcRmT2prnTxje4SN2FjP1vAuN7JwYtjNc8itMkRqv2hvsIwJ/JoqhmwOe+xogapwkJQwCiOu+fBHNQjm3njJS1DKplLqNlaKweDtpWrDE0FxumjKu+BO++7ogo7mQCLputKGQphK/i6EgyQFhSSO3Q5soFKvAwVOQy4mw+xhFOCgEs7B/yYovDTIIMRhQMAh/qRnjM5BBEDnIqwq5ZaFEOShSkZBHoaAHgBkFNygDmRGHBpIyhKCy6xgjtZBPPjgBtzk5/6uDU+JIuSkp4SLvrQv9eiqserFM9r/RW5A5JIqyx6uIAYZsm7sQRyMwxxsqVyUENTQQR7ggB8+q06WRbV+EC8aDbZki36YyDQ2sKPAyV1A8H50r7l2rxYLogS/a/g4qCL4Yh9xkrD2karC5nDESSCYUKrkjr+yBJ0OCg2zqXdKknoUrCg3Tl46AQCETfRULU8cBV1SbFkE7hOR511O0qMYY7ngECGaB/NscVG0CCvvhS+wB4k6TejEAuh47746pnlsSN+AJ6XU0g1vCgQdpvg6MHbAD9QQq2xCbIVEaDnQ7Zgc0MVaKgtZrMLq4gOHT3oeSIlojJwwDW38AQiogww2BzhIzfu+QR7I4Kt0RCy6gw+WsaD8/yJoKAEO2gpXSidIRIEeASVqqC6h7GGPYnMUrqDPrkoTeiQIS01ihE8YIeRpcnHNRqjNGsmjwoyS5EYFJ+s+7kNFGnI7SwRF/gETjrAScoRzLGO4guTPYkmdBKL9VmliNKCW9OHoymZLwqYNdc0qTVDUGub79AJhetLm6NOwnHAwS2oWE0xiAhN2EmspogtT+o5HDnGQ/kTsJOInm+OwtrCnmEk08LC83sR/EPODHqkyNMbpesOFmiMwCmro7DLTImQRL+2CBuUu7Oj7/JHpImZBKETN8uXHYqrTmunc7hOZXNQulkfeesif+iVx1s31Qgj8nm4wi7JgnAryLOMtT/8jUA5OELV0JSet4dBGDPfizSpsEIUOc0rmE6RMmgYGYsRBPDyBOF+0OObgGssGCNEBc8yBaAROMyRiPubIHxhzMShoHRKNFHTEHlLAOCpByQYDDP9RT87GnPDuwkxM4DzxL+BCSxNqWDqBGKzTRawubxiIO02VRHzADV5mDsjgSuYnWM4tIVTpEohTNO0BcybHDRQDHYTTll6xEGfHSbVKXxhs4KyJJykk4gaSvYzvg+QutOgiJ89GWuMSYfIz5KRrqVzP9XSjGCfEKCzFQeULRSGkfd5Ig9oBAxGiCfWRoOwOFbNRQ62JIrYVKSBULTVIa7BywFDG1/7KPeakkVL/6Mp8r0ON78Fu4yRnUoR8UbTeJEWZr5GsS3aiL0sl5ZwOq/pyCcL+BMGAaNxsbC1V4vvCRDeGCLwaROJ2w0LOD2VQMkxHhg9Y9UrqbidPVBxQQTxTEyeKQ2aDovkqLj0GcB97xDeUZuRSrY4aYoz4wQvE4UjWQQILRJ02hVsDT5GY9UTdDPLY7M3y7a2wRX5SkOpeBG/UyztPlSExwR9IxB+GAByuo1UF01Ggywv26gasDFvaATpEYUjq4FXsQQNIQSLFgfYQR6aGbgoRF/ZIygG5qQoBN3dQCWN1aVqbyQx7C2sNc0xRxk+YSR1cTV1JEt3e4tn+5JxwzTIrVwtN/9fQVM1efSM+rrWoWs8Qjc2xOig4xkykktW/gOjwDHFFfw74no1THoQrK+PUHkKHSOdRTqoTg6XxnG1Rvo92SlGFmip602VJh9L4SJQRd4pTuLD7WtR2FuRcAvFjjsqlnM8rfzGQ6iJ+xe1eaAox4CMeSCFusWa8sjAz+qHj4hRlxsoLzsFOlcItIrASUKEbRMdT4mM+mMYf8sNa7+IIh6RwDmQTdK4SeizBIBRKL5S5KHX8QBggM1EyGnMg3Ecd5GxEXqTOUAQd2DZtuTPkdI466MFA3gYI/WEdvGCu9Khv4SB6GuJtcRjjUmIbJUGL2pWFZogub6iE4A2XYOgurP/NKKBqP6IU7kzQtpZD7i5iUger6MomJ5fOUkYhHSDkc/LLhZq1PBfC8tLBXT8HjuuYKZUiYsIFou7YjbkYZdk4kA/pjdu4j6HVv2CvMA8LT7HnjvQF/WwsRA+ZkP7OSNZUkIUqFyFFiIzoNK7vStl4XX6qKIVPPkvsLOECgDBw7u7YXbcKk91YkATTkN+4jul4IXJu575qO8jWKK5AEwJkExbCGm/AHgQiIfTBM5cxb+pYEz7ACnbmSdEODuZoc5p1LlSJaTBBK6eMH27THxrZe1uZkGt5jfu4kAcZdJzDU+nmRbAT61aEhk3VHjS4s7yMHrzAC8iAyioBOTChIdb/4RIqAUeAYB2GgJoLWEli6V1spI9y+AZuYBS6UrAWU902dZUrZrpqaxaBEIPGi+FAZl8SV7koLjBDVL5wSfd6y1LEIVNA0ChCJuysl1gFE5t8YIfJLGtTQvAeGZci6UPw1EjysO9+DgQxDCmY8NgsJqg+o2qbkzPGS1Q+JIvgAz6o+kOqup6seqtTZ6qz+kOYIovoKT6wup6yqKwB6KrVulODEC/dMmLexkOsWpa2+qytOq7ruqy9+kNkaarJGj4AqKv9p67l5330uq4laSulVItgqpFeMizhCyfoC7yi2PtsboEmtalSGs3iQx/2iDoswQrgIJ/JwAD8qD78QR3+/+EK3mDnPAEI4gEIYqln50AE7scgNMEAKGE96moiliVIUHuyM+MbkpmPZPMfbEMd9Ogc+EGKTkN/rHb2zuwOj3UoEcyOpHOKSehD5gZUEdIfUGKG5Zkhjdlu4kECEXA6pOM6ULuK7OENPGE8zGE6yMELxIO1bmMI+tYcrgMVJIGOGSwE0cw1buqT7yTQ6ItJT0iWU8Z6PtnBdZLwCkYstU2n8kMf3ABTqlA2pO0fRUi8sIdl5OE+lKpyd+nXovgWIYqxmQ+t6HOnAi3Hnq9I/8WbCCk4PnjBRKecb3mcaRmWfzyWffyaK5L2RBGWWfmchzydy7nJnXychYslm88UAf/RzYowbV68yMF0v+CtY33o3kDROINTcKojASmBEth7CNiW6uRhQKjDHOoD57ygTs3DYwOHD/hUajZEIJxEHuLTrcaElnBEza2J4waEEshAHwQCSndQT7SY116nTZmXYRoTOApchdGhiqjThUUVhrNuvGPwJN7DH1yGj/gbzuHgBmQrPpzINPWKQMhAEkaBHkzrb23MbSUQzp1WerXrEC+GpDBE015oEsnTT1ovVjcRHzHXRzp2c1soc51KytCBuzJBHzaBEGYw2/Wh2rWd2/XBH/QBE7CdEPSB3MtdH2bQSapE0f/B3M9dH9793LH93DdhBq2d28kdE7ZdBG5AHCT/QRziYR3EPdvdndzNHdxncBO23drNnRAGvt7nPRPqfeG7HeLT4drDfdzTAd013tztXeH1QRxGQeT9feRVoeQlQRVGQdZV4d9HQeWfRBy6QRxk/uRFvuVNXtZlneRHfuTFweZHXudpfuVJnuRn3udbXhy+XdzhHd7J/dovXuJnMAV+XudhnuW7Aedh/uVj/ud9fuV93kp+nuRxvuZvfueJvudpnuT/HebJXu2V3h/AneEZXtvJfePv/tzxPt7vnhAwvukb3uk5fu+rXeLh3fCxXeEhXt43/t0NPh3kHtwJIROwYAg+oBIMIfOvAxy8IJtMJBP6ICMz3xNEIB1M0xAq/+ENOH71h8AKDIEe+gDcq13y4d1EIr/cN97wA9oQeMzzQd7h5f4GzMEQvkwcBn7hC3/wF97cq93xzx3hIx7dV//eNwHx4f3i5Z3jr73dvz3y5b7q/CGGU0K8QT0G7ejGZvLwytgymN2D0m/8mBXyNntCvc129tHDgulkLroJZ5nuNhcg3KFzZ8/ewIMC26Grh66dPYYKHUK0981ewoX2FBasWE/cOnn6/okcSbKkyZMkMfnD5FFeCkIoY8o0qeGGOHlD6AHxN7Onz59ATaaQNHSouKGSjhJdarQoUaVKmzJN6rSqpKtRny7NajWpJCz69KUDqo/q1KxcryK1KlXtVv+nb6c6hSrX7VAs6fRtCsq3r9+/gAMLHky48EyVPa/48KG4seHHQDGqaycwoeWGk9HZU2evn2bODBkS7EexM0HN7kgTnJzaXbvMERs27FyaY0bNBQdGNEgwt0HaAgty/vy7cj/Xk5M7JB17N+mKyzNuLjid+PDqwH+D1qxZ38eQkEUS0udPXJ86+jCFHznEJhYgc4CoX0//pD6pRaViKbp/aVmrUfWnlD5Q4VegWWhJddRR46QwziaZkKVfCvxVyNR+KYjTH35PpbDhW0d9eCBb/RG1YYN4zVffiiy26OKLhkGYGGM0osMTjOFVxN1tCU3nkEH18EjbjqZpZxBlpG3/ptGOqE1XmZO4/TbQccdpJBBE6FSkpUWzQYeRQhP5hhtxT3JW2UBGngmmbEFGN1FFF2G5kUHegURfOv6k45EbeNXXnjjpwAcEjvT9119ZG2KYn4kWEujhoo++lehQhlLqnziM+jfVfpuM9ZOjX1F41X9M3UXhWo1mKmqklcJw36FKCRhphaJiKklYKhKq66689jrYSj3Z4w86+0Tp62CcvfaadD4eFCRxx5UWZEVA0kYZbpNVyxFGzM3WrUNb6ihmar71FuVs16VLnXKsVXlbdM7RhuVuwU1nkJnY5uYQZwURRO1xLYEX3njlfeLSXvSJcIMq+gBxzg0CHwuYo1VZ/0ohDCWOU1dT/Lm66oZDaczWhUUdZSGrDm4C06f5jVxWqClgbDEWMDTYYchXiSyXgyaTTOvOMj/6YIQSF2300bsiNpOwTCt2I9JBkRYlZxWRxpnUpS0pppJkaqYscWP6xtnYXJ75W27TPoTbtmDWNh1pE2HJkJRnI2T3ahZxKVzeV2f9ZZe3BZnsQuhgnWwK3/0zLHWzeV2QRrQVlOTZP7aGhRvy/FM3ddGenW3YZ29uTx833HqDOW+clvfk1joe5eRJzubbkb855LjtjNf949nBaXYFJuml0ynw6RSfHibpII9JJsUDr3zwm+SDfPLCS59OPskH33z2ymdfPPXOF/+P/fTZb+IPdbPjLnlBKwnvPvLDb389Jt1Tn84VzacXfHrMUx9/p8WLXviwZz0CKm94m1Ce9PThA+r8yHHoY5ZqaIcm38ytOPnC3WnUJ5vcbHB2FGScuXKnL7p5zXXSwQ3kgoO76BwJN7HT10EsGKXH8UtrQ1JdRviVwvW1MHeQo9wHQajCczmkXqGD4Gbq8Y1+sOEbnfjGN1BCI8X4Dmp82ZacmuUvDz5EWhhBDWnGWK9sIQk5SHoXbb6FxuvUjl/c6d3ZVJOvJjUEjWiUDbz0yMeJjFFvaLKOkTRjteL4zR6XQ88/fIBH3YwtWnAi3JUks5nnuCMFmsic2tI2HGX/fa6LoXFbKNERjzdIghA3EMUNvsab10RrO5VZ1iSvNJ124U00aFIHQpTVmleCMSKuQYcPjPc96NmPmPor5veUST6xaM94xBNLAPMCPmpC033UJN4mGtjL1qCpIlSzxxUAWMzp6a9/y6SmWLS5TGnmhXjTnKY7iQlP780znZ3iprOm8w3CgRNNZNQNZq41pzfxiHAKiSVruPSsa7XGk9MRjUaqZMvj6OahZrLoLRHyx7E5VElnWs21BCedbQnHlSw00xktAkyL7tBZuVTSI5FjESohRzaTTNu2ughO4FAUouqgUmg68UQ2dAIl5/NHjZ6GRZ8Q6ZtCil2QsMakNPJN/3LkmiGT9lYmKElJIpJkE7c2WZoeeQlLcpQS3vCFt5AaCV8SoY2XwBW4Zk3Vi+rQRx/sdL4dYS2GhKzdV4EjG5qNQnNEYk69PgO5rT6VIfFYWDpuYIUb8CurjFMfVbWGO6q2jnbMGRLdfLgjfPEmT88jHzHjRz5MEMJ/71On8vqnv+llQnmvbV4mnMk9YsZzmpi4DRC5s7t+XGG34cvLbdPBPOfVtprrRG7wXEu9TAAQudtz7vK+Rwh4Ls+5vdVLcKMT2Nl5C2/C7d2aPOfFyZkxbH8NDmDX90IlmZByWxVtbF54RN2I9o8qjFxg0UU3ao1pWbLxK9iOdEMYrpFzYv/S2tRw59j6FvEio5XdQpJjVCiyASVMW5ywmgoULQp4NAw1konL6BzVBZOXP22dQ+C1UDcmabF60x12eGhGdsFLjd96cJv0uGO8evGEqgtnkhKZAsWFUqUZdc2TcBmkJ3XJHXX6RxsBCeN+2ZSXlFEWbyIrDn28YQ43MI1mdMrPiJaVl1MiyEND6lCESAuMbXUXGTVCzf69FkK2FctryeNOffRvt3hKHqJri85BW5O660w0c6drXea6z7oMzNuWwjlLYbbzu86sp5+p+VrkuZN5hf5e/AztzEO7j5x44q2lxYJo166rpiJVjpWXY5wd5m3NpXkOYefGUW/S1NcV7WL/LCOKkZ3G+YyOTPGu0yTLaHuUNTGFG0a0lbci4bGmGWkNViXpJJniWpZh7mUrbRlmM+FZOttJW6+/8RoPE3WKJwmxOBlD4p94dpIJbdwhDzxQQd5RaiOsW0jvRlyxdlHYBn2yvADHm3NBaeFdlXMcryrstnXrrqKZ+ANbk4K9huR8oK2dX//7GzK2GXGaLCIvZ5eZDBskg6Q0pT5SeYN/ZfhHMfy5DAe7pD1uLbB/TNPZxhlPc8ZWfr0NXzR1++nczraewFu0OREdz+HpI3cojJ1GmA4hax4TQp0iZzOXm3ZFD6/S6bB6Ndv+PeD5Q5rwiy3y/jzeDgrcN2tS795i/0PsvVXcdmHW8ONgyMLQzVG4HdzcbkYLObE7fKwOLrrAT2g7HItrjRuE794YT/Do/HV2UttqMM2rcgkrZHCoJ6w76C3Fb7CBGEc9SRV9oBmm9jsmtNzi4CbJmy9G0sVsxFZEdE0lIMu4rYs3pFqfStjRf82TM+bjHpsjVoX8sXdJLnJg1UUtgyQyJIy0c3JwDaUqqy30+2rH5TIH7RHaFOHp/im5NErmdJw5zVAlb2EVGoTzZOQmceHEVvcnZTEFcKBHGscFQJ1iaIHmPqxGXZNWPLnldu+UHqWmauqUP/3TPWKBWt6jaB3YQCu1UOKWLb/TXNwzaHmSTu7zZ9RDa//K5FsgOGhcB00bKILLtGjlcwUJxVIKBVGM51AIF0ibxCYHBX5xplEutSw+tn4eZRyNhDfh0mYJ+Gs91E1OEi1HiC9tAkZzQjaYIVNU2FIpRRll4yRuyC4gVSVZhVH1hybyJiTO9kH9oCVGRVS5ZxKKsQ/sUxC/1xOA1UVFODl31XAtxVVe80mbky9dBVd8FE5yM1YEiEt0VYRNwl7ulnExBUd5oyZf1HGA0zaDM2RAMhB6xVfvInBiJ2CdwXi1ZBqY1A3/UHrrN2E3Z3P1ohDxMAQgcQN80HO0WF4oREQ95FmTR2QWl3L75VZT0j6WZk/ds1yqFT/T9IPFg05iQU7/qFVryWRo9kRNeRJqcZdpKmdhVtIP6dhn6RSOr4ZO3xhpacd2bIdNdUc93XWNHmhN+Rg/6ehaDSQ5Dbc5afNVYvQuOBZ+bvJ3IbQsyQh4AidhDxZ0EylzAxg23iJDQSRa6ECKpWEtRUKL6XVgpPhHABZ5y1haD0Q38UJwGEZcRUI1qeFhtheIJZFUwtJ7hzgTolElY4Jik0Qcx5dj2cIc6cKG2Cdj0pEk7pYtNEc3OPY4O/aIP/WRLAmVEEdk+2IkxQdHquOJbjYbAaM4UwlSIBWAUEU7y9cOWdaCqIdGrWSHsGFsZIZKc5A6DEVJzraJbgMabhZynMZsm3g3zWJ6/9RxBfTYKc0lhLyVTBrIj68Wd9p1aBP4TtfIXHkHg9sVPDOoP1cQbtaGbtzxO7DVdsiDTv3TdvHjjammmRYYd9D0TNQzg/MokMnjay14RlpjS+AGJXSViQHHYt0UbTd5RhRVNuiGbW3VbKUBS9NpL5HzZSGlUTKlUWJmU4S0Vgw2h702c6ahnVPphhilhg/FG/rXgAV4EGEpcQ/2DaFxex0GYj7JPkEpE1S5ZggFn7gRJt9ScLd4cP0COh7EcADXDvXAROrgDjBAAjswBTNQArbBlGzQDv1QDx1gCTsgAVMwBTpgAKMgTIW0I5V4VWwFdmfSN2fVOiAHUGqzJKtRJ/8n1xy+gTUYqRFWqGn2kGU+JJwwmV92pHKldCtDYA43sEUnNFiTOHR+x1+OSCSA92DVtlH9MEzxYAWCcA9NcA+C0ARhCg9NQAdBQIGHhgkpIARQcAJd2gQccKbL9T2opQ8iYAAncA9eGgEJgAX0gz/SlHYpUAIx0ARkCqcigBfMQwjbNHSRw6NhlieEsKVi6qVeGqaGaqbThQmbQGhv0KZe2gQoEASAZj/TcwWaYABNcAeryqd4YTx316nJs6YRwKpNcAJxyqh50qj09Xf7hDX1tZQVx14HOmMlCTqVJ1+Ol3kJKY2+Gn36BThWlqPCpUZR0lhlGUi7QZEc9CPXUTj/ixUvp7cjjSU2OPSR+yVYsPdG5bZh9mZUKNEYDeQY+4kSVoNg7eWjqKGYZAkvLKYZ4YJQMnaRulQQMKAFIQqiZlAC6qIO9aAO32ABHzChICoBFiuiFkoQbeNHzseYC7itxVd8BocdJ+qjzJGWB5pTePhs60cu6yM1DJFluGRewClGUkaUYDYckcUwPEccBEgQErclgkmdWzJl7SdKdlYvXdkkeaIJhSqmhqqnXnoHmgpNeXKnqwoPUhumHBAA+LM8/CMJY3AH8HAHUrunQXBcyHN3zCMCMeCmZCq1a6AEYJF2wUVSx0c4dFM88eAAYqq1Z6unEXCmyqWafQsPiAu4/2TKAVjQKR+YDpKAp5YKpvcQCRHQAClAPoSwHzcQA/dAtnr6pnSbAmFxPlSGmI0jZ97pGhUXo8ZZoNhnbFMYZf1gS7sUZRfXZptWnYbZchPXu8bmSGuYlwJVZ/KFhVK4Q244UBrXVmtIU3jZeSt4i6AEoNUrY5OhJYBoe0glLFZkD/tQryjxeV+2r0syL1YaRrD7SepTLurHbA96BR2gBRZbvxKwsAArXP3QDhL7oSGqAy2wA/67sBj0VrdINtMaNmdyV1XjN51ISR6XoD+aOOcTWq9zXxBmbrRUES2BWMzpTeUyX0y4I0FCZjtXWRNxweQajRbZqy/bek/KlcbmZv/PMUx9YAV7CgVQEAE6zMNxypm7dcOCQKYnEAFvO8RNAAU5kHdqCgqsCg9F3Ka2OrhhUXedCw9degI7fAJ3wKpKUAec+nWClXIFEUq7Gg8GEKY8vMM9DAU/XD6Z0Ad++6VaHAFcvLgiUJBXkAKSq8ZtGrWDO4HIkw9uu6r3wMMn0ARN0Ab3wLh6kVm+OzWx2MI1t6/lYiTfZ3FN6msoucKV57sD</text:p>
      <text:p text:style-name="Standard">SkQtxKwkFa4fyXmiRx09Ysn+qozRt5L2l5GCtXIZtnpIF4uu9zZq9YYAW59RBEX4aQ80Ik7iexLKKSUTQZh7E4ra+l4EJVBq2C7SAbJRYgEY4L87YAVWMKEV2q//BCEGYDABEjADDiACbCAGYtABk2CxDtAA+/diaiSuptFuaURVZWRkIiskSAlvNFMHTeYPZCOHrEHPZHN6v1ERMmtz5emyzDfP0pwlwygP/nADfXkaWzbQtNtNUihS4qZQtQRjDDit1ooddxcPUHAHEZCo9LPSmzAO+KNqMCC5fHoBKiG2eUoHCeAD7iQEXAynYCEWN5DIPk2PbmAApnDIQaDTMaOqKB0EKVA8B3ltH12Uw5QOGhADd8ABIkDTK40/2KNqm8DHhsqnOp0PMJAAbtoECdA+zMPTiqwEIjDIQhADeFzV6QADVtCqZ0oeMc3Fg5sXB+nR6qZRLDucN6u8/+9sJVOivBiNa98pnhCVa+wX0GS1uyHXU9exG3BSNtGmutBbu5AKG5R9R+LpX8250A1obrqmnkQ52W/4JLYxfDPaR+w5e51ADGwAr/mWVJrhA75XzP+gI7FrJEsCHbiMUwnKQnU4OUSiSwtHgJQRzhKgA0EgBjjwoQurHNzRD0VwCCHqADlAn2ygDlcABtxcAldQfpRN2U9yX03CNn5zVxEcctqGO9kCczdarbP8i4GFbjxVGlmWv6FkYOtSrmllyfZgwv8HzQ7GkE9KOxYmpWQ8idl3hy8mZTaMw3EqBuNgajoIQJ1bpjnNXHnCx4nMAEEAP59gAGRKt1V8PW49uP/NpQ88bQqDq9PJgwmFYAA60AaObD4ZoaGLIUUQSxnugCX4swloLAiDKwY62IF4kg9AEAM2vta4ctdj4KVanQn40wc8TgeMuwkJlA7jwNNN7bj5wNPwMLjjlCIxLQimoNWYcAX90C29mq0xGTmZEUdMojphYi9bJXahN1ov3KsVLjpFtD6c937V4X2f9WArjDYKJ42dJJMLpmYg+WD05busV3NB1pUMiWL7ijcHR2/qkNudQFTBfD5XoBnAXRITRHBDRksV51aiva3XwdAg/emb8w3qUAQfYAAXoA5icM0Ym+vRYt73m7GzIQYWQAJTIAEOcAEPMRHbOhst9rE1R6z/TIiGJFtkxOYOTKY4Yzi86TZDQ0Kl/ZTQolNRXnbh2GegmrAwO6dKkPqb0AmcuhZnICVLbZlrsTuSgBSLqtPbVu0AghCn9MOZpmZO+TAGiqzVgNo8bovSJXB36cDThywC83CDmxDTXgwWmRDTptAEdNuPGX8CRRwEwuMP7aAR34AJbs0BF0AMhlfV8eC5Cn+DWFc8KTC2iOoDkEk/Q+C5g5tbQd0EKY0F+dCp+kAIMR3xYJEOfBzyzUTjiXy5pfmgNrvYzYm8IoUa3ZlHz5waS4lHr0RQad9G5vm8dsNmu9tTvXvLT5JndNay0XJwFx5Tapae5AJRiP2GUi3Q2CeJ/ym6wGWFUwIbWsPxsO0ARUSF21Qkr8J0Ba9OEg38s8TNHeibdIBuNs1nX9TnVkKr+FniDuD8oTrAsGqTGyxw3VMA3oWjLOm8zrHPBDO03px9leY14IHjhB83cSjGiiVZcnyFkZtukyuYf5Yxf7voNg3c3MG5OS5GSqWDSpWVLLoTNsjfwpsH6SMteaBXbQ79GiUNBTYuAjhOT8qFPCsuCGtw8cvzOx8/BidgCmvQp5mQAmTAqhwAEDl8pCNI8EaMCk0YiCCUbkiMJhGCYEpHMVM6eQbu3IlQQp8+Mfbstfsm5kYTQU3WKLnwTZ29b/au6EsXz8E9Bg1mEqSYblM6ff+Z9GGCYSBlEH8VC6YYc6JJEyVYiI5pAo+DiJ3pMl05eO/eVSzpukocimlcvnSFDFSNkODKlX7u2qGzR3euO5F07fUbqbfuXHvu+NJFh9evO3Rz69XNi5ix3sSE271M/Fhk3rmA9zLm2y4vY9B/GWvujG4xYsF9M0cWWfry5s2OGTvmW9uwZ9B87b3k7Jhu7c2e7YbWDbmu3MirPXf+LPol7t2BCzP/Vg/dNzbfOrHp9M/7d+/2/Pm4Qh6dD/Dp1a9n3979e/fRjfO1fhdm4+h4BaeO6zkzXpHUEU6ul2KqbyTYmgOwOrlYwGGHKWYoQR27BETHAhIkmMGAC3xQR7D/FEiYYgoJJFCkhMT8q0y5yuLqT0AYJ7uMsOgCnK2wG1uT7jjT9PoGCzfq0Ocffwhsx8iXYkzSssEe8+wbd1LQpJt/atTrpf0mAyzLvbJMzMIj43lDEn1umOOG6JQM7MXdjnRxv7gKO3I6AqWrM0kts1zSMB0Xo1GkgfqwogkOJsJkqEwO1UrRTG5wSqJN9Il0k0+MEuSeSK4iChSVEvAhBUwI0UeSpp7iqIGhhIjBlAgYAgooEWKAxxRTCMViE3/s8WGuK8a4456nOLjAtM8qiseKSFr9KdRXE1VqE0cjMpSmTfpYC6WvRNgkBQPgacJTTCZNIYET4LkHHomuyMfR/3siaODQj8Z5qImNoMKiyADnxIuvmGJast/o+EJssf9cPO4vL4/UUkDUZBwJTyWPtDOuNfEq8D7rFgP4Jevw8le+BLEsDEcYJ95vZP7g7DI/hOmMM+U5H5YRtTRlVJPh/pCzMz+S79u4L8RiAo4uymByRzvusGNPPHv2qYs8+KKWemqqY1pY4ithI7Y0wLImesd+LGxTL+ECRLnHjFlr0x0xHpxChwm7xmsAOTQsYR90+IJBRBJJhLvIjtMMjOcZLRMN4Pp69OxA+iqLCTHFKqPLOntS6EOeIX2wjMayVYvRYjct3gsdfdaRp0rF7tMMstQY4+1runyL5wZxCLlBlP83dM7tM8kLh6xr3PTqx4d+XNqsng/RMa7FxE4+7mp1khLBinbf/UhSfa4oyCdMhHi0ATH8+clRc70yhYN3NZG1LUzgrVSHNk4wpd0g0smHjDsyDUBSUb1/6qmvBGAcmqtLPcRQAqfAYyUXIMbKkqKPcBjgKzppyPZeRZN0+K9VA0lHCqIFvzuwSoDvGFQECnAFf1zEWjpIyD04Ur/7nUB/QMFECvznLUxdZVcxEY3AjJOZ5mBtQCN7zGJ8+BnfFI40jukckxD0G8xsrjlkE95oKtMxg3EtQa6RDGxeZ6MWdQmKoNkS53ijIyDqJkHDWd7Y0qiaP1XxJWrEUn981q//b2CnE99gT3nKIxOoUU2Qgxxkkz4DMM9cLHYoe5F/wPSlywgoXxRSGRDj2CacGRADO5CAGSbUprp8YwlEkADc9iKGDkxAAhGaQwg05BZ1+Gk5mwFO2hZjS5CBRjZFWxLsYuM6e1AOJkASEpGMpCdM1gg0vaOlO+SSAtP9I4nPw5lcjpNF5CiseXERkyTS8YYzTY5Yj0NbdHCZMeks5mI8FJrDYicSgNEsiYkrnEhqAoU7mOp/KAgCFmgSlIp4L4Ap2JYQ/hcBNaxqIbaDiET8cahoxU8JDa2fDZ3CgbBcoSjw8BYH1nKHq2yCgM8Zx1pY1YBvlK0fV8CVBiBSL0Gk/0QidUgHIXqSwYvuTx82bAKwGGAAGSprXu4iiD5U1QaOKMEKgmiLP/LhK1vRZB0a6SgUcrqrlS2JX8HsGcCU17HkdAlra+qSwaA3szg9bG2NXBLD6CQnhuWJTRfjWM/88k6RgW5PoauZWCWprxpRrJrTkRlv3nQ2vWLSZmc9GM2WhEtyemZgavtTSmPJHWJwhz3k4Sxd/EFI0IbWPdVMKzA1k7iysU4vNCvrNS+jGZ5pDGN3HZgYwAAhCUlSTujoAClP9A0LfABCpRTBAEQkocDcBUfyXKbhrIjObzjueGE8UGSJpRkeWg5z//CBcXanGj0tVmR16Uc9gHS6J6mORv80kuRsckTEvcxOFWUyxw0ot97V9aW5NGpScXbTD7U9DsAxqaJyUkMyueJFH8cSBEfPBSxztUUqNBSoDq1linxyoA5eOEH1MPGGhr6LKfRClwgE1a4SbAsUd1iJP+eVkqiQ4QQg3R8mEATgerRjEx3KTt6kk5R0VOpSD/ZKE5LVT4L8RMYgxYqQU3KVEqzqKoSIFbqQwhSncEQE86JDEHZKFXthIla/anGFReCDHENxS81xTb4w41jO3GeRM5INcUZDmdTauUmaye96/9I70vTFlskJo11Y87sn8olHtFxZ7wxtJTFaUUWB/u7ysknoJi4zkVrzGFcpF8vibUfUSxv/jx81J1pUp/ofwhyOgSLTabwqrJKPdKfOSqYy/yoxRjBpR9sgBDcKydkdqXxbCfa2Sgk4QCBFOITdfOBMFq3mnGjrEYBCU7Rd7shK9vkagYcZpCEVaZxc7XTR4iic/+hLSlTCEY+O2R+iuam1WlKrOzRxA0nY7hw3gKvC6nin0DWyYaCzZnBb0IIZtGAHOthBC3TAoZmh7Eaz3Bwm/CGPBEAhAlDQ+IzpJa2hpGMcQvgVBwKgKkFwJAFhAcJFz3wQaVnrfxglhAbwSQe3WGAM3lJCHfxHv0yMvMM61BwlrzOS4qmxMvagSEY4rvEIOOVc6EoxT2SsvxtE4A5MTUAY/67Q8na9nKIyzzAWsFAUQeBco2DuuffuYGVxwKDCAdiV6OoaObB2mi+KVE29K5SZXZ8VSw57WZ4WNrg6nSy8x+xZ4D52Rr/kFa75uRpi8PQlLUFSdM2j08yWIxcm3lrit2YTnEBfRtENzGerf87IjDhFI/aLO7Nnjz9MjY7yqFr3hKQLOac5x7zQ088goxnmnxfnrLk6bbKJd0k22clP3rm3GuLDJEq0oWH1w7h2u4LxdlZ839VzMwATGlfTC0SrVXv8+uVq5S43pPBT1t/zlyd/69GPs4/iH5F5vXdjZ8gzeh3IoYtu0ochMIfc8a8x6qI2sqI/q4vCKIIMWYASKf+DEpGABYCCAMC01hKstSKQB0KLfNCHERyVpriUnOAJkhMEKEgomRIBqRi5GKgeaImBpLLBiFi5Q5keK+sgX1kDKFiLJxOBFMoH7xEEk9sEG6M4Hjqk6LiCCqKInhhBUjmBhHAXTEgUkjMFKOAAj5MILMiHTXA79BGLhlKCGUOXlSOId1gViUgHCyCXO2hB+YmIHFBCTJAxJDyz4FCboumhg1k60RvATTuYx5gm5FsZ9vOz2pAMBpSiMAo0Q0uvtHmjSTSc4dCNL9oRIIqZXBuMJHIYHdGiR6ui8KM1rcFEHXmOG5Etaro/NiCG7eCj9RAPdPAHugik3dvFqOEh4Lj/GpFQvUWSLURSnNi4kgHxPFb0sxWppmCyLdwqgehSJ5GQwAsskTMoAeLJowEgJWAbnWjbJtN7k5e5pGz7Gl66jCPCEW9zB2IKN4FTrCTyM2m7j92IkmgivrNqnV3DJk2cjNkRhzI5k0mSGNP7QPpjR3OCJwwpkQPAwDJYAAt0gACwD9SYs+Borna4gp7AoIrAhCsYOXp5Q5ETKBeqFR2iiCvwHx16h255O2CRCB/4iXRoQ/qxn6b4FXjIsDNLlKcquTOzsZ75i4vREXtIsovAIJowC4GSiEMRuqq4Ax0glBx4C38QurC7gD6ACB1ICWnxAZCsCYoiwSXbCJSUip4g/7kTwKgiiS79UC/ZEpnUAb5RtBFJgjfDa57KmzxIihjQWy6K2Y+1STCeKTdyAxkaST2bqRhydKzPy7zFDDbBCh3COryygjM8GTjBakzduMhOU75xG8DJSq3EqYd+ETXt2CxTu4Lz4EXXfA/FU6YCOrQD8S5DzI/O0K0D24zfUD0DsZM/ERDnsz5PwrP7YLa+mQFle4sPUYfpM4M36D6WwRLEfI27miXZqq7pwk7+G5nF0RrK0Yf3IxJNuyuxCq8lAQ0wOS/U6ZHQWK/WWTRl4iECHAJ5aBQ+uAFve0BTXC/+0hrAsBDWZM1O6AcD9QHiAUXlmC67yxPP8gmeeJVQ0f+HMVuDBEgKTIiWBjuBrgMyEiQ5/ckHtDMXQqkDTEALggAxD1vJcolJL7M9gkgBOACWlcOVWUodNgKrhyoIisCVLIQViMA5iiiTGGiwJsC5sGgf+yE5QgmAdNioj9OhETQIigqoDvuVtvCBj6iIFCgHYImKXBnAJvlD8PoM8Rqcv1o0HElMZmQ/GWEmy1gN/syzAiO0B+zD7LTTFfkTNuNNPnmnjCS8OP2a3uCcSHTALnpPslKR5qqnyoAcYKJPAFGHuNCj7GADUuss8XhNTl0P3Ugj51FIG4Gu+9iqMW2MfyQ4/2O0vTQgt/nG+1IHC0CCEdmQOlCHD0GMtlGlM2j/AGIIR/TztHH7mHkEI20bL23bu0i9jG8QB9PJHMY7yEsajdUTGCiRktM5I7aav4LsQNogkIAsk30LTWr7TE87zMwkq5HxMXVUhzxyps3IK0lzNC1BIYKoIH8AqE2wOY6oOgodlIhoACyYiXDRBzfolm8JC53buoT9iUjxByxoigmiCFXJp1aRClFhQ6Noi5nQHNGhJpDxjJ34CYBayo9wqacIgkzI1xvAJysbCJqAwqK4AyS9Ahn1Fg6VipC7Ags4wqtIChB7Cnexh4tIFI1ygLRLAJDsLoO8rnIlDFczSkZjJJkRR9swvH+zi4aJmL0aPNTImYiDs9O4D/BTz4qp/xkk4avBw7yUEZys8rfkOk+tLccGzcyX4UweuRhSJb+AWUjdSL+MOc1Y1KxazBWnYZpOTdzv8Ewikq7iEL7m8g3Qs41/TETBExzsODB0EINNihBpzKPF6Yd2eBAJOAMmsAvdsEbsW63phDQp+jNKNEbtDNat2hf1mk17KJ3tyhVDxQzSQibWibPSoZJIayPC2M01HZx1tIdush1zGILd8Ys+451OJIzK9aHACZ5Gq8c9mby88AcM3QRC2IREaZ8xnDGJuAg4NACUvIAtJQRC8AeYI0mjmjEUaIBNCAsu3SgLnTBrEYT+5Ujt2Sm3u1iLq1rPuAAsuIB6qLvpyNePsP8pCdYKfcACR3khEuwgeugof/onKpUWgjDCDssJkBRfoEC7MPMHtQDgBLiAKfSJpoTBwvEvyBOrzyA9x2SNM2K+wWmjPcOzaS003kxFKGIOLioOaRu3QFNATJwl+IId5TDO/2xctaKiNxINRLPNNDXeRhUY/YKvLyqv6+COTtiOPuKs8rhFxVXc8gvWHSaWYVw97UzM2VDQwdtEam0i0R0JaJyC4rxhKDm2DQkDAONjt5EQD1nUsEod5TvXjzWOdETH97KPg/ETkdDdFPgH1rwlhZwm81w9RoYJZz2dfZncY6I3OcmmA0sNepMvcUWTT6NM0wudmRGc05Cc2yhU3OX/PAAJq6EJOO1piJvCoKIIFm3BoAIOgviVQm6Bn58liIe4hwAuCBbFYJoQulMJYZqAASsoO0m5gsUxDW4R2g10h/Y6SguCUJAs5iaAAoZIChEG4XQA351aC6s4M5qIB4hIWI+sX6byMqD4yUjIiXw4lCz8X6gQCExIr4tpHGqsi12Doktcrs+j3Gz6nMnEM82M1rVJpsHSD8QiW/Wr4XjLqzfB2sh0JHkL25ZBJjBxnsMCaVWN1gQDxXFDJ8iSDuUimJQRrJRCGj2qPaYxD3tY48RdpI8VNNqEU7OVmZ7Olyrqzb2kK0bqB87lJLghGtNEkCt4vkEODF8jEQPIgeL5/wZllbxGZcT1+83GCWfuDGfbLT9xyl3TwQLucqLgeDeVASbQiAnd/QcmNl6d8SVhep16uLd8uwEEdAxLHmLemVc57cv/4EtRvC+G3hnq/JOBaJ+krCl9eAMHYIsEsKmaelIrMIUjo8k6MICp7IgHygQRZqqoGAobWhWoqAMU/ddIIBSVzYRNEIFuoZ9NiBSPjQt3uOCnYAmbZikIrSCgSIFYGUllBgpJ2ah/lopNyAgdoFlDCWEZo1EsaAh/thdnEbMZ1LIKEpRLwUJ9ICAs/tNmSi3QS6aGiYzGhe8vQrTWYKLhm+gEybNoW0SVUmpXZLTHliJL+j004rwvFokByf8Na8O0Q+uaO/2TwZ4iRf0zSGWvz6AP2dujPCI1W9SVKzDqTi2/0gCrg2nCuho05WpqUPLomKHHO/uG3hoRHO+bHP9GvsCQEVklHVC4H3eABogdeGXVYZXjakveQ/QawgGZI4oOb2tW08lkfPE9Kh6+i0kvArOOv/ZNYUWnLTGr0Ps8AhwTAyTI+3K8ML8PeU0s2OBvB4fU6DrbIu67rUobpnsDjevzqLuHBuvffC0ICp1BodW4qTxSHVSKTJjZItu4EzBSDqjKHs0HEd7JiIiAGJhKrmufQ7kMweiVSO+ocs4MLR0HEfDzCAhtnE3YoprnbzJ0jtC4/0lY7Rl065b/KatKiTtAgTP7CXiOFqHV9KdQwwsQQxtzK1UOzON1WtGoS5R5TL2EmWilGDFCz5SGmM57c9cjFo4BTjaTp5NevLAtmLYdL89TPHMnSsDKK33hq1kWG9ActEGz3XUStB6eDNO01O5Yj9XMRRPnVLyC8mACz0OL3NykN4MhLKPUy7iCmGBqhw5wpWtEtmv8RnNGh2PrG2Sbghhggjjr6LJdVXXEd0QqVfNzXHKTLuy65GclEsm5UYyeXP2aJoD5686xTaqduPuuDHVw5RvITwIbcFWEowXtTTfSdhtpeGq0u+oEDREul7cLoZ10yh1VlA6CuanEsJHsuXF4lVdZBygw/5edxCFCEYFDUV+KuHSOyifRdmHxSQf3DgwEcqEFKp7jeCihw/St28kXcu6eoIjoTrmNkMoImG0PlpT/hbBip0oOqghJGUOtI1EXUrkw/AkCejTZuFov8uiXAaUAfa9ghETg4Y382h0+o6ION/rlAR7p+pih2S8pcg0evo3kAOIpTiKKccQbdUQn+eQsbw5H1RG8gK01xbtp7ITMMuP14CynIY/PCnjXbOMrSt6iVMg8XfrGQMZrUtX9km97ILZV4viOLyVpjBOXuAIwIAIdz0YsMErdYrSTrqbJoNtGxTbWxX8HB5m6ygvdBQh9/660U2fPIEJ79tAtVMgQnTuI9v/62ftmrx7DhRj1rZP3LyLGkOjqVZxorx1Dde3cUYSIciVKeyztxRsiD9ObOTcYRnS3EmI/nyx9JnR3UCbEkQ7bLTSKjinDgkyDJiUZ9elTkzBVqjR6ZdyYE6bgNSEbgUOQC/n0YUqXjpDbTOn01UlwoomOJk2UiMCCSR/bTJsEp0txA4rYe02gBMGSqe1fuYAxFTJw1ywHLD42pcMkGJNCi/auCLnLIYBBiiz9pQN7t8md2BGg9L3iVt9cyeny1b17B94JDn31se5cXF+KN1Bim1rc+G/bt50xYfpkWe+dNXx9UE+3yd/FoyqfGozYNOnLhkwXpk/q8+nMoPLJSx3/KpPqxJ5B6wc9OhRoT/WJh1RIJYEkkUHqNXWfUPIRtdVK4r3UFUX9lRdVgETdd1JX7NnXk3/9DfXTUA6+9CCFLKVYEFIoGWWRRRQZlBFX37DRyY3f/LMjjzv64M8VPlzBkA89GnkkkkkquSSTS5p3YUMUWRSTUhQ19BCHE8qXZVNUQpWfVF259N43WCkkk0zuuKPOmuqo81Q7FNXzzUr1sKGQD/2gA+eV/xmVIJYZZaSVSQXGeFFWh8qZ6FGLfikaR/Kk8A94WVE0lVD8nZTflYiSZJE4Hf0TU0MOLVgelTLFZN5INMZzgzj63CDKDRh52SmWl2KVXkt+nugSoBFN/9WQRRf2hOWZWPmDCRaFYLHWbpvoc4VtmejDWWePsYZJPtRJm08KuOUm7mTpUHtFt4CZO45nbnGmzzhu+eODuPlsgkW87upzpkb11NMPMW9umpU/uGFRBxYp2CZvcdA9xtZcu1Err7TY4vbubW6xq+4V5OLWllxupVPcwpks7F06Piika4vwXXoSiFwdFGGAZpp3VKk3l2omzFGZuvOw7C0lqFY8Ax3lSUoZNCXRgzaN9KrIzjgsi1ntubJCgOYn6EuWDn3ll52ymuzPRHctrNRMwVgRjDjiqCOSQaIDnpBFNnk33nnnvZ9JFpHEqlF</text:p>
      <text:p text:style-name="Standard">WEahUsQ3pjLNLPFFlH7JXNf9EErFDx8SU2kxhpI6tMH/zTT9uJk0Sqbw+iCKLx46d0c0z+kcj0qkjqlGo8mAxkIxInd5nUhqFF+hGor7oaZUm9bpSr5cmKJU9mtwwSjo5vZE1ifuNaKxEpietUExTZ7SlfyWx5zXxJQa4sG2QbcsWJpw9HHG2IrdPSMGQoWxuCoXdRgh1IVP7sWDW4jbZJjBxhfT95Vr+UFuU6tGO9YQnQdZiF7r+Nxd94E9k4mrf+nITMkKIy1rekUx00hEyhXUGLmwxIVzc5a7ieEcfKnOKUazkFNtdLT3fW0iFFjQT5O1nPGGqD4CigpAfymyI+jGK+Fb3qZIU7m+5a0lTHCT/xeltJUQw42HMVpYhC2GKRflZHA195auuSAU+RAxfmFbHFIMssVRLUcnmNoejJNkDPJWqo97yqMc9WiR3YAsPFA/1s0vtkCsTyl7oHoLGIlbNSikhUatuZzWhTdJF5/GTRJ6mnl0VinB962R6DoURYZWEVBixR6QmBR6qedJvWUGJ4PZkqJJE6h+O3Nmf0DSehqjkPC7C0qtidQNz3EA0k9xZ0oaVQ0wF8T0RkllokvmQv60OmVZDxxVS6JYQum9+GbsNZDzYFnJZ0H1twVZn2CIuz1xwm93sYDr5ZTWmjK0lAyznNkPmTsiYMDoQ++Y6PyaytmgTN6zRpjm7yb5t/17sCp9T3BeFp6GIdKiiqjJTsMRWNqGxR3sbLdoNecaQHHaqVF7KCht39zOyfZSkqksJ9nZ1vEBlr1T9yUjX2nM9nGrydhu9SnoMkqpW3qcemLsRG4jRCTraUSHg2SNUo7okoa2tcDA15oFGeRSY9slwMlzcTzb6pWfCZJNnkhOYjvJMRGmIPlkRWoXEB8Qs3gxLN7vrVpGCvbwu7UpYgMEoBOKPhGhNbLnzJEtp6btWLXGZVntQl3hyooLE4w2SIMSsbmAgohYORFmc2tfMY6WtXVKlOeyhgMi4rLlEZn4YEyFnPOMw9v1lnx8cJ8ouiIkUymUwAo2tuN4FMmxJS/9lJYGSlI5CEh+wtjMf/BjE4KLNcT7GLXA5p3P1Ud2LLRS47uMMZ1IIXul45rXF5VevHoJEor1spEhLr08iKr248ueIHgJQfUOExOhNlLGeOi6AhfoQl6Focw4RXGdnRp9CVnNxPdxQ+EaqIWPNLECMNKQPyYjhudLQkn7DlYvahtSlIqmOJnaqVFOs4n8Uzo1YyZzubim6LvaSe7s004IfLDMcA4tBh2VV1YaqO9Q1E3Gmci8rESgSBCY3h5krnKMeB5EUaEJSlBKdiZyZ1oxUtSQjid2okJlLwpIqcRs6LE1uoApZzeENMSzp9oRXNNFVGCgcmtnUdoilzjYOa1j/Kp8IvZlC1lhsoYFB57s8mLHiVLegtXUu+wYtLtYE9C8EOdOvjGKShlQLN9PFjW5Elmjc4naD2R1ZXLAbaJRhK2S11Sdus0VQTKyyPITU1SIlhKryzOx6qjudTzcNH58hE65Dc1yccXU0n3lYr8UmrY6s0rWs/Qy0hORoslXHKUXO2awKchq1lX20ZTbqyEsUFhzj+LYkNdUfDPHHiuO9x14SdYYHOg9JKAxTQWm612OqsLLfSh4GnTSZpfTe1khSoC75kKc0Dh9SqDe2M/1avX5UnWpYd8qTREogQ8rlkS9p8Y332SK1zKqcqRbF9ygYwlx51WVvYIUbzGiJrlzv/5hX55Rb4cyRYT3K2r4Hk+lVWD7LMqGoGWrO6g6Gm8RJtXM5Q+ncZrddJWRtdVWYTneCehPfCc0TTcLGVjFXfuoUIXTSCbJT75ahtSV1xDDW2/mFbLxuRzpB2XderAEOzQ73dg7dc+ssFRJCRhQinokoIQuryj4fdmWBxn4sUiV3baRaBzjMAQdx6LBVSt5VFoedxBozLsK5PCJ+h7hhMGkY4kVBz+AEZxKQwAipxGBDkoIUpNGoTN6+v9vuN1cPQgwBDucwBz/MYQVwkCEe4PkG6IwdV+OVsYwtnyRq/dQfYTPIdoh7khdxZSu79jghREs5JxeFEVFmhSQvYz8pmf+mEYakoCMU9Me//hXHOc0J+pzj/+a0w/75n/9VRKhIwvMJoDoQ4Dcs4Jw4IPR1DgD23wPOyT+swxukAE7oBANWBAX2g/AFoP994AgyIAWGIAHOiQC6Qwj2nzr0wwkK4DewRD2cDHbNHWH4lqGhDG5hjHZlTAixE6qdnfv8TwilUNs9nbucRAmW4Acaxf+EjFw8mnSIEBG2XcS4mjhtoTuhE2x5k3QMxkBZIdeZj7/EUQqmYf9BHwSi4ZywYP/JIARizv814JyA4AzC4ADuIQuy4QmiYEH0yjdg1hh4AvKZgzmcAxw4nzGxB/SFRgmyoAIaVTuEQ+aNgSREYAtuDgv/gmAf3iEBMgSdqMM/DF/xnYMoIKI5gMMYOF9FyCCdDKAePmAJ0mFBEOAtxuIM7qEm7h8MLuAeCiDbuM2N5N6PyA0e/Z4yKklD6MMbgAMlJB8iSmMiapYtDYi+GVlezYSPMc5KeYkR+Vz66dkb1UfUNMhOUY34uEf3QIkbuQ5P+NHNrBEvvc5E/FUdsIU/iIY8FZu2SQScOYQ+yMMogIeL8ctBPs35ZUQwYUJmJeRKKeRPHWSxSWRJWVPIMdcJJZ1COVd5tc8PWp1sQUxkbOTWiczDtB3IeNo2IRSrLUvIidtDDNDcvdajpZ276JPaSZAQCmF4iRphuM91fVfcsZ21/3wHaDAQRl7k+ZFNn7HUQvYjuEFlTE4l62BW5lFCJUyjNJ7DDfhDf4SVwEiSs6FDHxiAJZCBKkxkzjRlRpwSQ2zCM1ICIlaCVh6iJ3wlzlAksgRkVJbNekylUyIkv0lJUiFVktQNNtXNMjamkRyQOohDHKiiOZADGXiBF8CBIXqlQaaGNE0W61EON+6SsC1S6dzUlxRZQlBbgYCbZ6aKrYXeUmwKrnES5L0Ybg7LoUAZopCKRbhD/UkKB/mDP8AFcTadP3zHW+wWcxZMcmpLcxLnP4hDPMiDQDwG/jjnyDwnreGPYCyLcxKHeCanc9bEZQEBMYUneI6nZ+BPdjKne//Smmx5524dVHlhZ3k5Z34y53eOzGA03XfS2lyIQwoQqCQQKIKKg4Iu6IKmgCQU6IOKw4FK6IJGaIEaaIE6aIIqqIZm6IQ6qD5E6IN+KIIeKHHA532iKHbqg4Q6aIYm6IW+aIlSKIK+aIceqItiKIeOaINOKIzWKIf2KIgSp3F653cE0Ht659EJaHHKFnnyZ3eqaHMSB34uqXsup3ShaHxu6XYuyzrAAT8YQpiKAj3AwRh8gBWIKRCIw1v4gybAAT0MgZbOaXb6ww3MgSHQQx3MJ3z6Z5PGZ5W+pz98KSsYgqGaAz2MARxkHivwgxD4Z3/+KZ9uKYouS//Q2mCwxnP//id5nih+BiqtnWh2Egd3FCe8lRiQ+MBDnKpjOiZxysMYmAMfnIMXcF6n1IEXfGUfhZVnWRzuRNHK1Zmy+ZyFjZXXbAm//RB86Ne0GZyDYOOAHAsyZRRMuc733FWrsEfsXOcm/N5/hoobxEq3LuMQwIqs8MFXtqq67ghy4CiPuug4uKiLvqskJEwKyOuI3mgKJEy+5iu/zquL/quI3mu9zisWeAerNglySCiLOui/2qsk9KuLtmuHCmzDSkKI6iuOEui+EqyD9qvAciyPYgH6rKvJMgkhfAI94IMhmAMZrIO0pAOlEEI8wAEQEMcFgukcDIFA5M0QnAM/XIIbjGtU/3HQP/QBOBgCK7hsHYwMpRBnza7pyf4ecYInJiRmkDSV3Uyt73UDKiDiJWiCv+Vbta2KlXCO98CgB87mbz5iR4XGqMSQU1gFnQyKRVxB7cwQE5mEXb2XqTDeasoZrjkr8IBO8LjfJ8GSWpXEaBXLX63DP/gPB1HQBM3F5FIQYKAQYAgG5jbdP7DoOnTDvhQM5nYuYGhX5p4u6Uqu5aZuTcQKEMwBEPzD5GqueJ4uB3kHB0mLCUnuxdQu7l4L8L5F6hav5rYuYJAuYOzrOADGOOBLxz5v8zZvwjQvckgvvDwLYFSvPtgr9Vrvs6RAvGIvvlxvuJTv9o6v+Nqrp11L8f9KC+WmrvgiR/XOr/ju61pUL/pibPeK7/j2b7xyrwBbL/WmAAxsgvWeLvT+b/aubz4QaPzubunmbu3m1uUCb/ESL+ZqsO0m7+YK7weXrgi/7+XS7qDCgaGeg5wWzOT+JLwVZx+QgyFYwQo757Kc7o4QAqVQyhDgqQHAwOdmbgtlZxBPru+eLkfQQwrzLPKKMAaj7iaYkPA2cQtjsGDARRQbLwiPMOc6cfK+8BVUbcL2yLwgY5Bwre9h1vGBg9jOBGjph0K8GXv8w5kY2AIuxCOKopyZytmy2IYsyFadUu0cUoKcCkzQh7Fsya3EVfWwI2GVZT3Gow45xAz9Er6hDl3/PGjP/h5u/IMkdIQ46HBjlmvN8oHsijIa+16IRuzHPujH4qskqIIBrzIrv3LEsjIrw8A41PIttzIuE+wt4/Iv9/Itw8/V4k2ISuiDwgC/BrMtz+uBCrMzE7MwQ3Mu0/I037Iy92s0E8cYp7K6FgwQjOkQNIm05Kwh7CyPLMvTivEx/0M6DIEVsMIlhMOSfOcLf3MQe4E5GIIKSyc4N2byliqtYW3d6F5Aq9g6lEM1Klh8oQ09MXL/ZQ0/4pSpVHRP7AhbjdaLNdy/2Ae96S0scdK+ndX1UJufoMlp0abBhVJ4MM34Ia6exLREoJVvLoQ+uIF16rOK0Zo/xI44sDO5/2amKFiBTiS0vCEH/d5rxgZwx95v+CbMUj91uETv8k51vGJsVbfrOEDwVjM1x0p1x6ouTyOJUs8vctzv9Wr1LmN1VcfrWdcvXEfvU6d1An/1WON1/dLvdiK1Yxb0P8RD0vLDzVatkkjnOiixCvu0QFztyGxkPt/AOeQp5CLJd4gDGVA20T7mOsgwP9SqXy/jcIoxTwfJPvAeOmxtaOfRrGjeKESTe0EJmmF25vEDP1gBHGgAIcDlN/gDeqanOHgBKZhDJfABHKyDFv2s5q0lJTOEPMDBKmrCKcGfetnOZBURg5CUNHnfI3c3nPVbxdlbnAGO93yZqCyIjLWl3p6fef+kCtxuD87xralABaZEZLhN5faNVn27USG/1ViNzVphDfZo2i1x39OsYD24AxskuL9gjjvYiRgwOIMr+IOrSYKzQYQzOBuoSYUnuDtEOB12+IPP4IT7i09IuIhveIF4UXV/mwc+OJv4S4LXCYmzYIU/uFFNeI3bCYybOI9feIW3Q473+IOvhIp3eInjOOY8Fqm4+H+PCZTr7WwSJpqcnzsOyunVmVBUBUMMgSdYQRy8tgJJchx3TnDbZSXwAz5IIynEwzekAz+fgwikgBcc3znEQzu4AVpiIk/gEip5wRxgolgxxA0YIib6sXKNt9IIOEQuq84UFhQRHIhQHJV3nxb/FUT/ISaS2JGqLuZq6w28YTYiAsEdbTQoXcQ36EPs2iU/0KVWVgIcvHYc2+k5nAMQSLY50CVlAgEhKERir6IIXEGZWA46CDYfkAHn8aP2GO7ZKNuwsA52N5zKvQyuyRV9wEy1G0+5HYoeo9J5Rw3ZGpJ7zZIgq1Xw8JvQVc9cgREia4oZCRWglA46rCZqYQVIUwVcbvmmgVGZRAQXgXT4oJbWBGZJgUhJ6w7F9WVLCFGBYwVNDdhFirReSRjyiMl/zHfTCJmEIRMUgVtfDop8N44fKVJ1N86fmC1IJLq0VhLJk45+GNJMrE3mqMaD6YkyWRMCoYM+xPnNwpS2j5aq/6tiq28lJZyDBvxInMcBdCef0fvAOnxAJaBCN8THiDAEIfAzKojDiiTIzhs1EGTCbHIZJFsSzGcZ0jBuSWgVhYTcD33R2ov90ohYJ2wOU/EeQn+63shDOfADOMRDoueM4TxEcBO3cd+APMQDGQAtosoDe/j2HFgBmiriEFTWJfCBOegEeOy8OYgCEGBCJtlDOgjBHHDmdCeNprkHQJoIdkMWFLVXfHv3lUfyQVic6wQVJb8OQ9RS4tC3wIUHWY4SVMzQ2CEuiFQITW3Sz5VUI2brTREKIwc+y/X+mW3NxTe5zy1bTF567qy4Z7oMtuuV5WVrarAcgXhZfD2YUtSXzf9b/IvlVUiZEo7NREo/3oGBicON/7CMR8x3yUxkzokARD937dTZs6euHbp27vrZ+2YvYTuDDA0qRGev4cWIDN2h4+iRoMGG9i5qvEgSZUqUHTsmRCnQHsuDMQnW7OjQXj1VZMydi2fwYcyLAj2O1DdKg4E54G6MclPHXz99XszxOXeOjDhxNzR90wSuEhl5F2+ifDiVDyhJRFM+FIfKHLh47YIWrHfS4t27FDOixIvxI8WCFSEq9MsRZ0mSZVcK7OvyG0E2nSaz+XcZ82UfV3zsQ7kvc2jRo0mXNn16dB96lOitK0yyHs6GD2djejPH3AdNDvs9lAenKhB9DP3dMFf/FdwQe/++uSt+zlzrh/HAmYMj7m7NUXBYy4ONEiG67IYT3iV8EmP6ku5oFmQZ0WLE9BIbNrRZE7BE/PbDzyxYXr2cSNJnHXn+Wckjj2Z6qCQAH4rtL9pyMkwxihJizz2bQHJPI4QQGmgwDyW6CMLYWFJwsJoopIklxxZbSKOUQtIrwdgKeuihG3GKDUfw0hvsIoRimtCggi6SMKXBcCKMr7Z8RAlCvypir8EfSdIPMbsUZDAmgUZM7zUpg1KQLKLYa+im/2aSKMX1TirISMLAFKrIxWZqSEcM26PTIJfCfKgjvWbiqKYPHWvyPSDho08lEsX7B506LuEHnHXGBPDK/5lQEicOPsAJp52R7EHLnDmESMehbx5axwBLxpAEJw0HpAoVcWLtD511Lqnkg1UOYg5K8cg0aKWDFioURhlPQhZOYweq8kP8kMWLvb0IuusbyoiZjDR7/OGMM3t8QI3ccs0lN55zDKFnLPa4XOxNg1QB7hwRNIXtK3Mu2e0bTIA4hx9SbiBW1XrE8YIPT27wx555KdXEnTH7AEcU4ZpD6ctBE1zMS0P1JNQikdST6UQ93ZtJMTuDnFJT8Qq7EEHzxBOnwANVZNQlHlEmrMcxy9JS5pYM68skkdlSLD4fZXbJvqSVDDTAkUBqsMWPpAzQz6LPA49RoRfqq5+SxosS6v+HyhuKIzyFMg8iIb0U22VBGzKRTIlOvDJkMIUl7EP/bIIJsPooKrolKy0SukWIZIMIxK8xrC/Wlzd2KT7F+AspMKmzhi+llKmd7yRAUfRbxND/qWdifuhx42wqrc5aHFDiikfBWY+Dww3M9OvDE3PiGEVKjQYihCpQxBFsIoHWAYePclyTqO3OHZwwa2KvJNS9o4m177Bkg7+pTAuRrieybybrRFXSOGP4Is7OfR/+c4cAmJ46RJ4wtrkVekiEObBKgVguQwdazrEwbxnHd+LwnD2oY46s1MMH8zOHcFCCFrngDSciAl1sKLc1yPnIQ0J5Fs5elh7IOe5tNwsPfaj/NKj0ZCdYo6pZSmTCIRnhr3MV4aCw/PQdNCXIXRMK1LBio7OS6Sd0a9OY19TRFziFREgbwmBKOoY5Ie5oSzh5UHpOZLckLaRLxAISDKl1krIsyzDGAlILo7i1jUEOUJCDyclEB6G/vWROJ1GbyvYkoexdEU1guhvK/jIUEYIHiK0TEB1FaDmM1SiLJDvUsTwGsz+CjoRJWhJJ+kAO1dWhhU0zyF72JokxUIIcfTicVIBQFS/oI165qs4YVIG/b2BLVVMRRVaKRJeg2OMrlWAXlzpkRaSpsVAwKSTlKAlFZMJNZ/kTkNROpDPxIKQylOkWwxi2mXHFD5zhzMy4+seP/0u4YUhxIstf9AEE/93AB0siiz+G4Ik5WOw5fKDgg4S1POu0y59wAJ5DfuNA7JAlY3ZaI0iwB8YnWgiPLikZOpp1smYVkj187CIPDTcTtg1whuNZlLBIiZdoCvBeOuJS4T6ox4qoiCQuZZQ6spgpQ9pHJkBRnKjY9Kf2OE4lnAuZS/+iMv3caXGGHCJgxKhFxUmInyXT3AqFBDSXmc0/AVQoJqtEFimBKJ2FMlZ+FDI4JgXIpYiT461QCFYTUk9x6MFayJpGyT3NSXMBcqOURjrRGjpLlOhg0MT0JY+g2CiMhOuHJOACDoiJDC1zWJh8HtJJ3w2UJA08jjkoYY5KdP/2OJ89xxBq4k92fYcimZoNDrW6vbSBFTEpk48Zpfa9lQmJUSfBlkM6sS30kcab4NqMOIkrztTt6600ksgtCzKVuITDLItrIBn0oY52nkOyDMuhPOgRHXn04x8WtJS35ldAPG7oZjwcag65F6++/VE+JDxh4BqnkBWKj0/NAlBfgkIgA8HrY3KdW2KudqTCwDAlMDxZ2ZTo1ahmdafRzdOwIhKiQfXDSFCsHtIcB0SX2SWDOIRqVveYoQzr9kr9Ocx6CCOfkXzIjIrZ8JS41yORHhLEOtKfzN7qUnj9GJmDG8iQldnTrcqpkDplz8+Q2cSqAfGQjjTwEKlclNdOEsb/f8XZ0F5zWwHhhLvmIMdPuJQRKoNpO2Lug9rcQbye0I5P6LDsq0jqz87ygx/myDM/PsuHN6PEDd2tFGGIglggvdTJYk2y3v52xPAwWGckbFa1xFY+NmRzm/bwDDrQAZrifrpcmCDEP9ZBD34U0B+D/LFFTEmJC56xS8urxKsOOAcrAGETIhJSmNlFkfndUx/fcG6lTieUDtrJTkv20mtJl9se+zWrFW3tvZgMQ7MdLmY6pNl/F/VCYbXQUTrrEZBV6qP6rMiQU+tgt3PkUR8PLTCVY5ROM2XVIm4saY+RbVEPDR/2uDhYQVyZo45lmGuTsobMvK+GoxXFu6WMQyOd/2Kc2ubQPYGs4PhJGTFNmqD9VlxEhHJr2Crs7ABCjzyVM+JY0x3XMMkph1xuWsmWmMLXAKkbpzQvgOWT4pmIAziDDplzfRIeGn2iOqjoBl4wIY46yGMUklgHGc4BhwLJA+vyIESXck6J0TokJH5Bos6UZLnGERlDycILElsccwB7vHJLao5g0VcZ9flAu9oF9d5RI64U8MQcr+wHBzWIJoGIgyeOTQ8/HUIdUXiBEG2+wVVukAk5FaTU/BBokQoqlm8sjxJkwMJN5gij/DUpbFuL6OeyPFaAz7euumah4PrSsiV7+0sM8u+BLBrns0WpUTpc/MtdBjM9PdiSi9TY6v+VLFiCuMMd6oh+VdthI4X0ph7R72n1MMbUSQvxqgta3IP/42GB6w2GbDPSGW8SXwoNOZY2PQ9EB9wjf7sQULH6tiPBxiQWv+h1GiqtEATmkMYklmxYTExD4i2nXEpt9gL8INDGSCpuXEgmuKeuWA+pAKOdbM0LxAGrRueXRoJTPAViwEjYEMYnWkvOyME6bKWNMmqAqILO4iS1MqGVAg+WXgtGwEe1RG6BpIxxFtDKGM5x5AvHogv71GEyVOUbgEu4DMIf+I4KR8Nb/uE5xOwnjklBRkLY3IkPBuY8oOc2zoGC/AW7JouHEGK6JEEjcHB2ioMPDKAPEFD+OuhjkAX/ey5shB5pRGiu9yatqPCthZRLvX4IXoBv9ySHsvgENiiQRsjGR3pkZdaKikivy5CICIPIpjgtIf6hNxiD5OrBApKgA1LgG6TPzLAI4eZDcuRPa+5FpjzurVBrb3ZGQn7PSvxK4VioB5Flq3yQZQoiAzGodnAKJhLlmVRo3XYmXkTnbJil0XrwhMoKco4pr5qGRmQib/rvfo5Jq26Ky/wKvd4q7JqjIajD1cgMb74khBhCHsYgLlyD0wzCzVYw/OohX2iNjxTEuWqFet5kIRpozCKDvXCIG18C7bCsSzqCw9Atj6bE/LgMPxYDRygDI7cJXNBhuKrQI0PDHn7Dzx6o//ieRQbt4QreALteSYqaq5XOQQPCpjiqIisyCjb8AQj4ANi45BNc0Aumbg4uQRKApWMi8K1qL3giDI</text:p>
      <text:p text:style-name="Standard">QwpygU5/Vc8XLSpuLK6i+YTGikyVFk6L++78RopACtx8D0B+VGyTD+atw+TPya5aUizMBAjAWMYAWyoAPCjaIOoggQoAZqwAUAKEaIRmRcQtp0xKqCaLV6RL8sEKVE5eAQxCYRCpNGBnCGJW+ChFHgyKm4568Qazz0pEHyJmOeRiATZ9m4p96QLBwJbRh3Ju3OzllGh4oObEjqaG1qZEecqkf+ihihUpNsiMAcAvFo0lbyz1Be6iJKcNCIhOg0wAeOyZ9QQf8eqOprZiUtgpMsKceUjsMLaqkhlYk4N4I7g/AbmynhYOtQYE9xeFNH6MIh2MC3LGM0OMMzNgMdpvAjPRIT6JOeqsOgEMnnYKPU1KxKEmIdPqASysF+Dgg6wGHNxAMdAy0uNKFE7OE34cALKAYI2Md7uupjmuwIK2o/tgdMAtOFpO1qQHO54Oraesqr2OYbtu1AuMp7HlHcbFMi64QSkUqUeskPQVSspI1t/IQF/CAuO8AHvkHG+kEMliAu87ID+qEdnGkbxa/beAo9QqbsTq4wvGaoEItL4gSGCjOmoE1IUsw7025MOURPWmujhMpPVqisrCgw9sNCoqhNV6zKpif/EvEni6a0D7FxR8kPNVvuMdwuZVSrhNCUoaoxOp0EmMChs3ip5VqTPUZBHj8lZ2aQD0hBBBjMHvyJzugkidwMFdYCfJSNfDSAFCihEuIAC96FAv8Kbe4jWrJE7XZUCJNtIuFjPBYkMs6HPaHQmy7im+qzPn2gA4+DHpTDIGPCH6bOgGbSHOiQM92gHKziBq7AITBh8jxrmDDiHwpqP5No8jzlHBT0QtRBHeohBTrgA87BAOogNyMCSUXCBzABBuLAHLyhBHygh1DEitzmMddq9honcFatTrZKInZ1bxax3WzIK1VvEKXp2gJohxCQMNNSKERnR3O03ZqDBZIgLpXT/1m+RgwAAARqIApAAJ1URa9eMdk0hpQERU16JsRyk+a4xE+wSv12Jj9ccbasxvcQZKQGNr1G9Ip8BlR7DK3YyEcINjo5h4tyKCnDRBCZNuQwx0we8kTbDQK7FpIEZYsMMwkBjsUSUke4BgfnoBKiQ1kz6hualQwM6AvfiWecyxOUsyweIhySTh7wwytT0BxorUdqDx0I4V+q4gNEAFufsNjCIW4ZBqdMkwuxpuFEaNmQ6SgjLCH/jUF5qwndUzS8RdNQsiOJtT7tIR2EQBQqIc+iwwu8gAzKYXXvSbvikRI6ix7eoA9EIA6sADux4CaBwHfnwCrIIB76oEK59bvA6v8Jw+w4eGki8gEM2tUKzmEM6sC9DsI8ruBe50AUbK0ELsBs3BSPzGx0/spkCgx8pMkQRYoQUUorX5QRpSRPwRaH1slObjQ3P2gwNCeN7KsHl4jAnq8e3rIG5NLlPJEUhbQGNGAfIIfSEO5DLREiQ6JQ0chuZI5YJLBGOUp/rDbavoQZn8i+DikhK6T44g5MUgiATcahMs5CmsRNkhAaITFu9u/G6gq/pCSvHkwYu/G89EZyX7Ma8xBgae81BEUjrgvPkPV1yYAe1JZ2pXDyKAUI4gEIVEkfeKJeWgJIetIcQEE7F2hUvOAcslNOgLYdmJgfvI4enlgpegKe6ATDpJH/B7PHB29qDJsKTTWGUbJjMHDEfDCyEzKtm+bTdE/3QK5AHT+Ls/wszyqhgMbFIVKAKjaLszjLDPWBDSoCJ3GDDHr3zvSMDy7BNU7MIJzL65T1G1Jger3hKq7CAMKgHSGi+rj3EnDjHKxgDvQ1nlhsVv21hOoqc49FKi04zvLL2FymL8xjETFsSIYoSvBiEP0i/fSKmU3Y4JTo+LB0rZo5id5ySJezcWiqNw6CI4t0OdFKiKWtmtyNRQWEZpuFzWbTGCVWItvPGiOsvdxqWKLWkIZW5Grr+0SnVGsnoIN4Y1QTsIp5LQ9NalcEEHcGj22iNVssL0gqNrnZZSBNo29T/0HWVDH6eJ1a6HpSsR0YuTpad21VNc8m+R8YQhKAY7N8QioQZg5ENlb31hyU7qMFhKL0QR70QSSepahZ1lviYVf0bM/MwRLWtoCuwDCulAVf83osGo/NRFEz14agSZC/YVsYN3S5CSU5MpE/UqrD5m3jAQ6gg3V7gh5ugKi1VwrXoa0fGSv61snEYyYLaCtW2lPkGh0uA7EcAh3SpRLgwLDEQAM8YZdJoQRu4BLcdRW8rIksAAesgJfH4AZwgA98ecBqyyT+EMpElDMhTnGsDUUPtVhY1EWH5BqFz8ZolPEo+n6NzYR8sP9ezJn6WEvCiHzeMguyQAP8wU8kqh7qgf+mXA+elQgDXTGIw2hqMwVmzo1yNPNJsrmn4oQrjUWPRii2sDoJj8n+uCyhsWq1PFQBC9ZFas+31YhMGyqEhlMT4W3e/gKcEYsxAjVqopuM13KtEkUTycoXQ6iEe8Mf2Bo6KOGl4eAGRu9X7kIeqC7PUkkdNuElN9VlUMJTYSUI6wG8IMUhzKPdFKkfEnwMekfP4LryQmVNbLh+/TWPa9Gl3lvL8oJISAJHsgl0QZKbOBIlz/p0T25lJqISM0Xs4I9P3vYGdPJCxWZn7Khg46F3LlT67tUKrlcMYKBd35V7APMKwGAOyEEEwuAKcKCXReACDqOKPFSDAW5Rzs58Ddb/9tYkIB8xfq0EaILvv5NotXrISYuUZZtI+poj7LyIotRTHczGSe9bpVKxgOFSLn0ArEbCBwYPKC6GmNNIINA1FaFPVTQaxPoBw3CLfCImqtBmREUYygGkpHW4MmvRwH3vjLbMF2MrNbXk4e5mwLVmWGTQTG09b36pmoU42qLMb5gNV9oxbeb7irw2gvPxVaGscLKXu1vmEsPETTpI+ooG3+RpIr6of+nk3pQ4o3is2s8kREFUUTRFbaqUz9l0D1ezyDS4iJ1xRy4S097Tm0iXPoW8CilxhDz4YGmqsNGmveqhON6JYZaGSIq8ICzZCuTiltohBTRABB7YHvqgy828/y7H1B1g4A1GQSAsAAzOQRTCV2cKbN5wMwm72kn+PPxWa+bcRBFnqPyqZwLLnUaRTXjuUi7R4QoAAAFWIC9BQAPQVaf0oxRPNgpqAAmW4AqI4UkpE13roWRtwOizoAacHoEph+if/gWiYOxdwA1D5UQI3R1IcQDw8umfHgRUIAVaiHI6AgZIQAIkwAEaIMkiM9Z1XYCGBUk8DFddGGP44nWcnaTxSG5cVj5gaLtFyAj32eZyPazCpzzJs77gfJ+PLVMYDNyw1E/6L1InV6beajhhnTxCjjtZ/+YyZmPYF48QZ4CJCBxNIp552/tYDgIBpPzUfUZn1KB70wE7x0Syiv9kuvCpvizRVaUJtckK/SFYgxzgq7A/zIPJ0nPDt3lMnFFbrUAUDIhEcHH5B49VXMXDhwQdnHTLuxx7Z8qwaSqj9gAHzgG0i1oP/TVphtYcK9fIAcKePXX20AlE566gPXcI0bVDV89eP4X1DOpbJ++fvYcJE36z91GhQZEKSxaMOPGjun7oBiBY0cGCjSg1ar6oqSJTSIcslqyIEuXFiyxRsriAceXbxJPuLCCoSbOGUJpZOvgY2M6dy6hFa7hw467fw40K24kZAALoi6A3o4Bw45Ahw3rfvrHAIEFCmREGLqi72o6gxLByBwoc65CiRJAHCT9st1HdY4eJISMMrFD/sEHMIydOfixZ7kiDBAl6NEyQNFbKkwUuNciwYOyGhCd6Xjwx4cTRBwuOJSk6YenMC/vVjr37YOCsxo2jZjx3IUTpFSN+tG4Pe3CEvU1zV526t8G4r2Vzn0iwIvPesT/qNkx5IeaHFRV+vJ/9O+OF+8PfbugafBs1xFlJ4xkY4FLuLEeYYQtKNp5tA0ImIXqGiWTdfZ2wQQwbnfwDYogg+nAFiSb6IGKKKq7IYosuvuhigYwtt1hjBhkHoECh3RaWP0CcMwcQ/gzo23TmCfSNj3OYc8OQOtYTkUF9fOCNAWH48x197ugG2RU4zOFNCRfUF5tAZSXGXXDSFSacePQl//YRZNUtpl5i4SVUH0jiYKQRQRKOhh1+1U2Hn2qLqaPVClkgAAJRNYBgA1RyaGDQRywYsUJNIHRghA0gCPWWQWQC8NRNIEAKglQ0aeCPZf1YkAQCNsRaQxRfDdRmPYGJAUBaoNpgA6NewbWYZQtZQMICZUiwQAQBVOTDRPV1tphK2Rk2bUInmQlbjt4Fl5xxFD7oW4PfXlgZY3EmlhyF1yZXmGnO7TjYuK11q6ZDpjEo7r6S0QvZZ/XWaGBFeE53oEKeobnYjQpzKx5J7JKVEsUDqkcnRNMZPBLAgx3WLZKMvcZRYgY3LOCcJo1Hn3Isk9cmhJiFFRlWJc153caE8v/HEGIiudttRPE6mObEhUYWmIdKs1hiieigcwU6ME5NddVWE7Seatzhx1GxI5cU3jeY3HCOFUIa5p591X7UBzj8wOEGjg2rE9GU5xiwCmVCq2bcRxbgYIU3IlywoN7o4DfcZ6xVtvhy3h0J4HhlJp4fYvVdlNGAsf1rbG8rkzQjdwOilcVaNXTwTz//wCpVB/uIC8BPNWhwBd1XyFRDFjlV+o1MNLmQgg/C13NpUVY1GDVLLSFgqxt0f7TbQxZgWoMK6RRkkBhiXLUdZOpYgJdeEkBxQXZZwdYvfyMhZrlECDv+2GASBozmgglp7dr9vhXLbswG+s+x2dhvYe4qkkL/9Hen4hTOXW9yDW/O9LnnnAs88DNTci7DOTWlhzsn49igsANCoolGggfUD4LGBa/IcQw0nvtXcaSjMOHYizc5m1PY0AZDltUoIb/B2niwkzDeBNE2cunX+eQSP4fFL34SetxBqqMhD9WFRUPaR4ns4QN/WG2LXOxitmaEMsmNZYRbOxSSfASkJnWuYicRBxCA4IVzmOMcQ7hKXAxjHDHYzUokWUpucOSlc4SJcCYsiWeGwybaKFJ/xZJMvfS1HhpZRoAIEwjm+kSWkOCwhurKD3Zkw8J2oCUowDNTPc6SFhWkwCGwokkHMvE0sdgDAJF6y5bcwau04EASVwBJPdxx/ylFWcVlJSsC877ijm8IJk69m8mk2ACRfrCkN+6SizI1EIIFSMAMIriC3GpELcRBp5II/J9+/Fca9jmyOfdjztCGUyFP8u83t/nIgc7lwtrIbyM0K8/QZOOc4+DoQfCT2cQeQ7PfqMZadTLT/hQXIIdtBkEHqqjAbrMwlFyMMYMqDGyYWLhycadlOzGWtIxkp8ZwtKLUzE+AyiWueD0EIc0B5Wy29UGNBQqGRCLJZEQTkeEI1UET6iRAv0GXTnToQyuyx5BIBDV7dHGqVHURJEeDRMdQhDVfMwxkTuIPsgXJH9EJD8LkQQ9KVGKOTaqHOv5hzwbuMQcyLGJ7CvI3Qf+WwAfuymmbcDMhxtHPXsORTQnBZqM6aVRUFuGT5kYCvYiB7oGVFMxDRolMCC1klDgIgzq+YUxbaQCa32jHQ4L5Aqv0o3dJcCU6/AhMIxRFA1dxz3m0ckw3IPWbAmmlHJaQCZYIZ7UBXJiZrjCKVXg2MN8gDE2dCzH2bbVlJ41IXxtHMI4ZVjllAmz8RMgbRI4zNu50l4QMqCMzhSed/awWWdBLLcqq9J3E0Wq7YIOVlWiQP7bdmwd3FkLbtmk7+iOjgcxLs8KWcTP40xdWOoJVudX0gteqYY76S9HWhHRbDvtkECFmSOc6hlztRNkSD0oZAxOKId9gg9KYqiKnOhX/HVfRYlVvjGNN4ofC+S1hmXqGw4KEla1DGktMDygPOJjDHPSIx5A2gzUW20OPH7hbHXjzG/pIJgVgEMU5xFSf8IBsXGviDiIXWRLQINQzBN1nxw7oUj051k/7achOLfxB36xzQbPMFA5W+VZ3wHVL6EAUOsSAqSio8mm1QwcbgpkFDRDCIE6JAhJgwNe/tIN4SRDmVfaXm+U177N87oc6EMUCP/zEKEjhL132h5ooI7UuHbEgxPx6rQ0aNmTEuZOZFajEBboQkt+yM1chw7WJOcxC91zTgzGIwoFd8K+omVn6CJpBcTWufwWkTX7es5QAKU66DnspRSXGwINmLH4W//4nqNsrn3TWC8hFetNvdgLhiEzrhBrb33OvTVOAtvNxkK2wJ3W6n7JETG9EPdlQh5bRa92oHv2oRydavCEWyXhITcOxx6ka8JIQlGYMxthJMVMeTWoGWw+LLOjSW7L97DEM3tTYafzkDnXsocuCI1yxRBy5E5vXa2t2IiWxWvA4Ve6Hjc1cbp5IlpEg6HOGAtBl0+ICaoDYZJCB9KaWsIQBhD3sScjd7txBKktLIk4EsYsRctcBB3snK0XAuhvoEhttFbqVQNFUB64QGLpAKa6PLZhq5tJvk4RruhpD9tfszb8itQl/H6PWd/E7HKw+52QLbDMBIYi/chK0f38CJ/98ty5CZ1NQ2YMx88x+nStjIx7xODN4UMtMYMmhSzlFZec5V+Nv/ZEGM4VF4vABe6DrrFR/K5Tsf/i8mJ4xfCdClKx+iQ+/m96Lib2Pvn4qNZCKYHypTDORQlD08fRbLST04o2IbcTIMuYpsuLCUI5uxMO2a65hFKeylZ8GMtwVTSmAA+fwZWMSOd4VGosEeyRkeTLTeTWFGdxCSVFiSY4lfdOyQXmGZ0u3WJDBWau0HNNRGkoBaTeBglKhgjShAp6lDmhRPSkwG7+Uap6WIJmxFaXUXLbhSIFxBUuQFmyBE+MQJUgFHj+XeAskdSv1X6eBX5TnbellV/JBevzkHDD/4205ozhzQkDxlUOGJVTWFoH7lByqtyZZkV9HZEScs06BtWb7Nxx50hrxBFEEk2XVJzH1pm4RF3ECpkhm8oa7YS5qRjPihnw8lHoqw1IZkz/P5U7Vtnr8IWY6U3v6lhg/U30dZWfPQV9AVl32EXgdIkUsYiJDwnHqh4pTwxiSw05Z5l7usmOeY09fiB8Booj7RiDnIRgz5w//ZYHNZQ8WwHN7NRYMQjRnkm5DNz/mYiO7pl4X03jTkRyX41gWsi0+AzGLOBIFhob9EILq8IQDkh4nuBZAARREcY45URCx4xUp4E26AUxlF2m9mCYxlXbI9A3echKnxCtJ0ChZAJAg/0ApgVdUWVJwh1dTLGUsv6FY0Ghd7nVeKFNYAhIXB3IvPsYf3UFUKjGCDHJRLnNYF3KGBhVJL0NNH/Y/nKiP84Q+Q5NIbDJOJ2MtyocfNOlsxeZRZfYw3Oc4ArIv1PKFPTZUGkVnpQd+NnlDL2VRlygzoFQZ0IWSzZZBCpQVvwFqCsd9n5d5ivFZ7YBxGwJjKeJUTUNj6JeKZ7kiIaF0IuFcCpaTAkF7I4ExFvhE90dyBuc90eccpUAlBnBl/uaUbtUPOycKgxQl+rOMrzdg3mYaFDlD68FOgpgwCTR/e5I5GUgcjtOKoQE/r7WKE4VZ1IBgl1Fah0Y9KkAI0iQW7v8QKHWBEKEVKvOWagA5TBf5grk1a0gTOgTRCcZhAap2E3+GbzYzUHXWUOYBQrK3ij4JMVtpV/9GMf1ELnExM/Jkcu7DhYEFYitXNHV1GQm1Z8ZlWJREYtdWXjuihAy0TwLGH/eVjIJ1IIvHYC9HWcnoNScHJ7j3azuZUC25GlXpSBP1H+bRNYWRM9loi8PHXgBXiMaHGjqEZzo1Mb1xQcZ2ewdDYDfJP5boG1F0cWxQfiYCNVKDliUqIlK5HoZYMRIyKAq1nKmxUxMVWYjHlnFBaA5RDxpQZQaQA6Ohbe7ABoVIgGBCjLs1gZOnh0OXlfMWOZNza/mpdA3Vb5cUfWr/0zVLiIdFw0/xw45/9mud40h1FwV/JhgL0WIdIUN1VwOXViksgUrG4xATeGqSsRW21BDCY2ggETBbckpXUKfrIBaf0Q+dADUwUAc+oA5B6hzyVIZAiTJzaTh1IieXyDDplUCdcVON2mvqg5H6l2zYEU+AWXXkqW1vSE9uAoDamHoT+TIPMVDEp5LbMSdl9W3yVJOdhJMMCIbiJljyg6TpZJI3hUHPwTVeNaFJ10llcoegY1wG9UIBo2CeI3Ku50KcaXqLU2+AFU85CX50AxEv9g2k2DQ+QGNXYKLnClfX4jPvZ3QUSR0otVigo10lhlNwko9LUSIw8AFWMAZ5A5fp/1EQLAEZTQEGejUmcHl7EsKe+7VfO9mD4emkFCg5lWQPVIqZBEooAIZwTZQZIJhKq1Q/OJKXTlEDctAB4aorA7YR9wErK5Ba0fIQuUQVVvEYgUohA+CytyKhLFFaEqEUDBlaLqAB4rUQ6gADIZAX3JSqPsNBOzN7cXapzyhA8+JOy0hEi5o+OaVRk2GJ6eY5JgR7A2VE+1SS9fVmImae6FlBXYhC9pMmgLlE82R6cOuFD8RvPLmh/LOY28F79bcUCwieWeM1UpeLsrqcK+N4+gew+FEYofYez0E/HLh0raFwh+e0OKSy5+KJ8nQSfaNUbNBiGocl+2APUWNj6IqW4/8BbdQST5HVMhgDKAdkRHepsDjUbPgVWfpqZatVWoGxEjwDElfQZVawV3UhTT1WJmyrrXLLTugiQAq3Li0qjVtVsdUoIOvCSHmokaVWiN74KVmXl8WYGllRg1mwKTX3GGIAA0WgEyDBBn6AAFkwKW7VE5nSd3F3LTdVD/foPHH1NDl3O720GUoxPVgngxMCjt+DAdqUF+TjPtGxLujmhdEbqUYDku7HnMoxidKKL+46VJxUMa7rqEiXXocHmWQIehE1dbp3ZmXSqhVJYgxooAf3tAxlq53kcOCVk0XkXQcFuL22kOkFNmjoqV/zHkm0VTsVHqeKpSzUP/9JGvcXMZr/mz4keWCUOm4TYyEuzBh0s1ovFpYisnFYhEWoW6JzAigNWKbe1myDchLyFR1/FR/yxBFNgQOkAA55PAcGKEieQAqeMAZhUBA+IAYaEAd47AlzAA5z4GV5DA7k8Aad4AOl6XgM253P8TNkC4FNOplwVplzlkkqdXJqyzlE4i0eO6arVDNlgm+tNBTmCwKxkioxKC31YAHF4Cinkik1gAGdFmnC0w6vQkux4im18igqICtLEDysaQ+h9SixzCip4krkSjIbgSwScAB64QABsKzIuXxd7FLnFF4wRLUjVyHcKzfnWbX9SVjq+WErN5IK1IrkIW3TWmDI25OOobbpOU/o/6mT7INdlItlXsi09GmIeIufUohmK6dmUUcuMlPKEgVi0jc0aDx1J3UacXkyooIuYzQd15Wc72lIkrhJxLqqqVe7JeWhoCu6Mla6Zom6V+EDmIAJHhcSzdt9IRxY2OGi9cEvC7ST0+GEHSsRKRAHZTMHVpDUe6zUSe2XhYZLHbCve8zHSW2AViAKYnJLu7akn0dAnDlCIil9jud4URofU+pYMTe9zytf6QSBu9EPoaVKxIAcUMsctlx2XREUKvgCLQiOcFl3WSAVN/EoMICzpxMtPmDLkSLYAFkUQ/HYX2Fqr8k8xizYfK0BpAuPqCEGGLADyjIC5KN3p1EeI41ekf+FMcoXP4/LUvt5fwXS2s+4lbtqk6m9dAZUfRFLGxJIz+FWhnNbUZarsks5Ls/lbGqitWVUw0zYSdYCjnvbpDTyeSBVnOZBu84ocMwdWVgTeUnstEDJMPEZUsT2Qmb7tRoqLw1ybIRLP2NGdBPzliRYHR5CfitSIk5Cuqcb05uACf6g3yA3gWY0VOKBpIZ1oLt3hM79MIwVEZ37N0vGB0siCks2B3yg1FZSO+ogBqWwx+ZgBUtmDhFO4XywV4taJ3urn4URMYcUba7dXZxMl1TqQxZIZ4qlsZ3DU9eSg1qnkwm5EAsiBr+5y5qiAkixTGbSsppCW2cRv3EXS6wDkKX/MxRTnjtf0ZsVZwEuMdgqeL545OULUQ9F8AF5EQOrgCfjfRq1F8dJ+GY1GhYK+tPUjTTtpM/qfFCOMceLyJ3lac6BS7ZI56TV2pPoObvvuWZu61FfxVXzkzCKx3sqvMLcEjDLG3Gal6surGbx0SARON4LZ1glA1SJ97VvMnuUqFKaVG6xW</text:p>
      <text:p text:style-name="Standard">DHS+5H25z+MW0YtzIAgbR+eqzThuiImckVlbMb/cAUlkkU2XZdjPSEjtkR4ThIUvLVSl1HG1huz2A9XoRmIIRzg+FpBlY+SaBmemTPT+axaXFSgEZlyPIMbCqWvSL1UeqWVIyDCRxKELj9Pk6g5hxIYxY3WHrxJ0Q58/5U9h4EYKVEX4EjNffoPhYZUupIVW2I+kx51BfFZ0UQff5uPv3QexXFqpnY/SdEcjlh9JskwNv4msCtxktXBVdd65w0cv9bGABY6Fu2iJpHBDlKquumKI52l1g17QjRYz7lfyd2Eh4MtGqvEsap6VdvDDBQazlve8WFW8lHnyO5DBaQ2t5q8vDeZBTSVYnaMB/KS1bZh83PF0hVPWvmFNldaLfYNH9rSWNJxvd4BEyABJ8AEHgd8VbqVqquTP8RRxLGpmqgtBHPgKdvgyteDlWJoNBVwFrI3XvlCJ2WpJKQmHBxtBRLWkzjaifcNlolJjm+sDTkn+8b3eJKRq9WM0//LWJsW7S3+EIiScDmHK09jWsTgVsrEmksoEQ9x9sFsWp+FK7rictH3D+3dvTuoEMQA5tHCHptJxN/Wb+LsUAvoqwB6wn6r3nEO7yBFI/I1sQLY583x1ijsYxPblo+YQXY+WLhxHH9YzdwnX5X7XuHt6euDXdvaySi+ckTUGoDLZj6uqidONABRD109e/bQGSx4sJ+9b/bcDbSnzp5Age0iXlx4UKG9du76ebS3sOPHdugsLkTJUePFhg9dDoQo8SFBmejcObR5UWLJkgQbFuwn8FsnNt/YdPqXVGlSe/6aJvSxVOpUqlWt/utARMKZBle9Lv3p8aZJsh3bqTMLEqX/u7MIEUJc2NCixYMITzLEKdBtw5Vk3dqEaLCjSZyFSwq+iRgwR7SERarkWRat2I+LL1qsSFguTIJxQxbEa0/fOnn/Pj80mDnxxb6Iz45UmfFhW8QLCR6cWVdiSNSDLY4t2Dj46bqgS7KVWDfnW9RuFybMnPCl3ouGD1p8izdjwoSRgYLeXBEvX+LcW7tEuFth4tbFdbKGPl6++JZ+W7stnF8i2sY8QR7mKLvnslsJp5fQc08kk26aDDAGJ+IMooYEym2miyjiDC+fLrrpwZrUQu6ulEYUq7Cc0LILt+JsImmy15qTSEG6EJpQw+UIu6441ESSaaQHV/oRoQMduhAv/+wI4wm0HGdMcsQAj8tJOQobMoqYo76p6imnfLjCn6++BBOrCSQ4gYkwr4KJRgMJZA4+i6jES8XgWBSrreQEQ2jDgyZ08DUUNbqNsc9sy4m8yvBsS0UP1wyyQB7pQu1E6ZTMLzeERisNpzdBi9FIiF5kk8OIIC3vLfH2VElTGAcFaVTCZpOPRTzhNKlB2EpUJ7CcSPpMsP5QlIgmDYUclbIHb6qPut2qW8+hR419rSwQafuoRR/76e8zH7PDT7fvbHrRz2t5ezRVgzr0Viw62zLW2v4cg8xYDjdaEkfu7q1rwO22M6/fstBJKclz/zpWUuCkTRJcmdYiqcC+enrVQf+I9LrPM4kauviz+r7tbsGG/YNNRvukgwm9jDG+UGL0DoQXw4K++Wioo4iqyimnrvABnajO5HmqDiYhM4eeqdKLOsdCDDHbwZpzi74AlUPINryCLfCnfPG1MTXl0P1u1OQIeomj/+AV+SSkP2I2s85UyozPTbfTC1PTFlJPvEiBS05cygY99zAQqy3IpSPV0lQ4poHV1LI037Mr0hlhvU7NhVDLGDjH3zrS1cOgFhlPVCHu6TKNIsWayFXzbQ5q/EyO2sYN4YQyUG7/YvbudSXzbuTPoHYvJ9ZJ32gtr02P8HX5KsTLwhopGnZlSfkz+2NtyWYr7D418hvq6q19cLj/x7Y7aEMMgQPwuTs9dqlartMzceAPJdQuxdwL8k7b6SOzqKa9HPqmHZmJQgpVcIazg+BsaAcUE5nMhEClrIR56ukXaF6SJDhR7G7qA1WBNreh1CSPe1DTS50k4yrQPCdgd9rPvFgGnL+YzVuK8hZzRgehl4mDNKaZDUQO0im1RYxSQjrRYSzolhzGLobPCZ9mPrMTstzEM76aS60GIyiqGdFSiZsRw6j4IjpNrligGhLKAnWnHZ3rY2cLEcDIJTa0SbFOkwHcCfPjMO6gqDZJ01u5pAdEy4FLcLgKF7T+JaLtHctzfOMd7TrWNXtpRHXY45uC6kipFH4IPkhCkWzY//WoxjwyMqpxEIQoRjtCIUtTw1rJjATjxhNGS0Sls5AlNyST5KnseZCBn0GCgg6jdOIbVrKKD6LiD535w0tJ8YE/9oEJfwgTE/rwBya45I8rXOEghLAHl6q5j3Q4pSlc2hlWWiABByyQgf/gE3fU566zpERSvFub0WgHJzH2JVDt+YzLduc+c43vPXn7D9+ShL832ilAcoEQBdnmqbWhSjQ3PE2eCENGIXHyRTIK3Hr8s5YoHeY1tZRdcsZyHIwQKXkkYw9vIjdDJM5INUVa1mVIeS8kYq4svdqneMQTrOwAr1/du2RHsHYeSSkUQ+ID1GIK1K3hDExRgNtoquyFJ/9/yRBdCMIcq/zYJxcVVF2mrBD8jAenFF71ouRiC9kE+tUZCqdXd+ob9MpKrCbhp0Y1ak5LU/fF/XDxYESCq4EKJcr4LWmf9VrlXASqEqx2UB1UIkovq3IFe5gmQJRVijG7RM0tXQETmPiHMPfRTJv5gxBRSaYxR2tMpXRgTGboyjn/cSc40W5FGV0bofRkmK42DDQpehkNxWojFoIUMnHNzkAZ6y1avo9rS5XN6No6qa0B8Z5yS5yy2EYWCy41XbJqY2HUE7oUthBVDVGQsB6Tw1VC1Y3XydjaYilcJ0pVXDv0kZ18VLz3mGyTQDRjd7bHmGulMXq8meI667S3hHX/77ap7M2CxCXXj8ZxbChNV2WSFhEFnxV/8SIJ6/ZZPzpmtaVXS6Qiy3afvzqvYCVkY68AiT4AXe2TTXyPy9oDMQud97A4XZIIN0q4GhPoJhSSmD+ptqirAuYuOq5HzK5EM6o08wpnwRkhjvkPnCXTy5s1JjUzMU1mDnAfXfqHP8RATQMm5WfkNCcDP5qe/FJYOIqa3U6rejIIXTGJbLqajiEFmECFjkI6AReB1briOrfFaZ5JL3fhklCJPjRTdIMOjptaYTy+6zAAbWVKo+hPq2WUfIKNXXWGA0Ha9AVyOSWOhbIzSrdsrnTfw+V3chM6VCUnhimWWFPXo7rZ1SQz/xBjXo06pb/bYk097ElfWufyLvo56rcldq7iEsub4XVIwRgsa8lOelTX1dJDZoEe+hjNKrRR9M7Z484b17SsTkmyLsmeGoxlRSx5G0vb+iMW1fDd0OOqcnrfiYyTME265PXvG708SpYwQQJGeMAJifABaJNizCKQQAIzKMEmMCCBKRgAC2AIgQRUfoISaDkfYCDCFFQ+AwPUIZmtHVOZZPuP29RJkUwliHh0mybwCjJzkEQVde46kVruj4lZxGrwngafIc0V4NiWYF3Cpuodsk/pNswUEwNV383cTZF4/o/ZIUhWxdV4QynB2L/qC19XolWjcBxOsqSbMFQSWK7O8v9qu/8J+I0MZ0EINzD08AiZTJaIldCiNj8jSC+2sGrCeUSwFKUq2OF81U/O6m2I7qctxYfSXu4sXeTqd2Lbckuts7PMuUIp4uARTmHO8rut6wo6FcYKP7Mi0uQmXdN94gmDpB9JI4eKvBSOj9ChtCR6Phkak0CWDVYK4FSaqYIjeIAADsDsxv3RgR2QqQE+wMAOphADLajc/R9PAAyQIHP3y9wBObhCa8d5AqHJtvD4pTB/s6oHG7tueRA+ERaC2B9AWyUOqhUDoRa0UiELKxtcuos8SrxHwaTo+Y8/0RpLMw2SSiIoCTCz8BjC0hfLaoy1gZgWOigiYZ7qGq818SL/eTI9+oGrutgMqpq0A6wj2pipH1KO3cupwfoNHDuf/IA99HAqxJg88zAl9Nou4+Gprvure7kX25G9AeOJTFqk1qkq6ao62iGkrRIcOEIadJgrvVMewiK3smKnxpMe/Dkaweu88jE86TCoSmKfuuKOoMuQO2mjQYu2dvOr7CgvrcsQBJy070A944MxjAqYG9Qad/iGgTiKK8kSe7CAEPAADzgBLCAEpbgCCxg5mvMBC4iD8puCHdABAwCCDyg/CdCBFlC/GBCCOEi5jzOAC8A5Bdq5ZOmVRKqL0EEoz6iRE1wnviHDpKIY8RmWHFRAROK2ZekcYuk8wVqUHPypX7Oe/+KqGx0qCOziIZaiIfhAoUmpra2BodyznpKwp0kjL75hL8WLov1iI+SYFGEhjyLKNKgDN6+5PEsqKzzcoSb6FwzZFHqKH0hjuh0JPNFzj6jjDoC0vHZpFwKLMVtjNgZZmhATSMWbw5tyl3mxL3PxJAvEHhQbKkqRpLNjli2cvbZbI9kwRBozLIxam3DTMQLZFMeyn5oijIqUMC9cxkeiHeRBjwfKC9+5pQnKp8Xpn8cCIKOoCh+wBzGQgwPwgBEogXDygSLQCjMoAXQQg5EjuRN4Ax/YhCtYAq2QuRlIACz4LFNcOXPKiq2IMwRqlSDyKoNix5SSrqbio2JpERKqNP98IgyXUQcNKxbjq7qzwpaEG73vKSi847QL7I+9Ca8/w678kSgRZKjFlLTDeLjK+oaAkpGYypFDQ6pJuhOSyqFX04gUwp4kdMjCo7QUCouturZqg8n7gZfK+RSZoqXi4MYsrJ3aQ8q/eJ2WCcR867z7cL3l7DxeEQnbCxCbwkLtmUkWqpePPJBvG8P5aglRKp7ojC+x4i4jCUr7qQ/LGZVF2qvfeadTqh+tQSrK2RyhqqS06CLrGZi9OqpFpDSpA59ciyQLXKL2mZooqwfsiziqsIcuWQIe8AAZKIH8S4orAIMJmIH784FTwIHyA7nRSqYrSD+VgwIRSK0reDOy/EX//ts5upkf20oShdQYpkOo8ICJu2ATkkqnYVm6HDwSvnNMXOsXegOs3iuv6rROSckot+AhGjoLsDMNsfOW0JG9POwj8MAE0vCHFQIKAdy8/dkMzNgV4lia/NKWEkEwrAqr7gLSf4Giv4O8bQm3CDskJioi+NEt+ZDC0IGSkUJDBSs2+OgOu6jJ3LNHvPsYL2QfMro9PI3DkFHJOluToYQXFctURl2ln+sXgcEnIglMWyojLbJJb8s9kjwuwBm82vJU0KQY5VoJfjkaV3qv7vQXC3GeWSISlBkSQ5o+q/EfhriSh9tEf2ABEtADGTCAALAZC/iAjxsDcMIA+4utNPMB/9eixQRAs6TouI8rgdYCGp2Trd1YmE5jF0VlHFcbTPbJ090gvlK7D2RjiSaljuwpRC40ygBROLRqNM2rOwubM19rKuzCtOASzR7dLt6DE7nZPaXKtNzANyo1EZLqlFBdCdss09YhFCZRE9BkvtBwPQA5u4l1zeeDkiNssebsOhS6R8HEF2OMH5vNGI91MEphsRmK2Qpbo/7knNJpk+hrDRmJNr88zN9JmTl1HV5CTx9kHgxBxve8R1Fh0rQK1Rzcxnc9tqnTT/iZINwQvFyRl9IDR5NSogKFxn2hxsQqxkUbFCkFlIhIzf+ZUArdBx9wgT/YADNggqZwy5QrE5xRxf/y68XMGr8JGAHADdd/sACP04FydbOc679ziiOiVSuhmB58Cx3PIAhb6xYk260Kko9lyRFHNKNdUz4gEcP+MhgGlBPL8FhpXMyGTAGIakBztJpnA7C0QQcb6oZ/WKHsnDOUbQ3Yac9OSTWBC0p1Uan1WTJd8ceNwI5HbVM7YxcpDVWc2omSGrqFnI/OnVRdikhFZa6sipzsJBG9CZfNjKoaA6p1BTz/HEgTvEDc0Uf9GRC+kx/hFFqOCU6EoyMd8U4y/dfMvb20kx5J5DbcyLHFOVrGGsYLdEGbGheOYrhmm6FDW0qIQA+Uaa7eS684mYh+8J9MBKYscQoLmIADADn/Y/KBEqU5LOiy9JsBKMACpWgKbz0DJriCfVAKC8ABctU/OAvGwDHMDQs3JQGq6oJg5uAeWP0x6oA98c3ZUyKYJR6Xj6orBw6xKd5IL4QNfLykwsACGBiFf/CdPGnQDgKdHx1NgRgNSTANJAGi9CU35ilaRpU+4OIn1PUNvpHC1JXj5kO0GWkN0VUdkWFKvWtZp/yt5LSq2oiX1oNP+chRQhs8K2y99tBCDmlgwuHY7n0wmRyS5GKV4ekr/hg8SzrP82RbQc2x+ZBjt3nP7ZgrCHYr8+kpg2njkLVTHeTRPlvTsHqQR2a6JES1qGRbQAXZH0M9Orxa4WM4vUjNfrg+/wCqmX0oiCsggQUgpwCAXI9ThA3d28OVgMTdOEzoAMLFv3BigVOk3AQC3J0bZp9kUDiJNOaBtAhpSeTRJ4YkqwuWlgD136V6Nuhz0lB5odqhOkiSQlx2hxTQhEuLStnjNYgWtuZoCOyajnxqSNkdlsdAssjI4jRlt1Vhwpw4tJ+Qqe3wD4XR1DzFlZg05MeJKLiLH3yDnVLhX6TZw+78kSN9XkIK40LyYjkcxnf1yHXVMHYSMgD+O/5tHVWaWD+0D0aGyRs1sgJxLsME2EYFPM3hTIHyC0pNZurjlrtgL+FUJ/NAt7ozSabCF7Byyg354KsaPH9Mp4G4RIijsqkYIP+sHAATUKDxizkHaIAu4ZJsnQIdVlzXGoEfbjPIpWdzlYAY2MsDIt1yG9al2rqOnZTuOFRpY8ng+r3iwNfKAWQ+AjdXypaAWdD8KigJkyJpER7fpdKSGI3h7dLPMVWG2lHPeBt3wAI3KA07TUJJmdqJgVfHKSpGVRklBNoutDUkAiVTGq/mHJCUXVtxS0CELNRf1tz0adREkWvy5WcKjs/3iNkndBiz42WglR7d5MEnZFqmgUR22d797b2Ceel8XR72RBfj8ediDliMfdK+WkkljF3efNiDc8ZiTiEvem8+s9gl/NHwfua1gURcvQsEfdWIgqCYqAf/qcrskwpw6hL/uwQ5TMBhA/ABFCXiHahhUvSHDw2aTBDipJhnI65cYPS/yvMktWJEo/qUSTtP1/NBi63bChI3orxTwMtcKF3ogmGd5iYYn+W8kvpc32uH3M0UBFvoJ1KqVelShqjoi8Yh0WlblFSkGuHp+rIiJBkkV47vZeGTK6o30xbPi0of7b06JYHHffJT8nUagvZeTqmOAlMhOhKclfywUb48o5M2Uh5QPrLfBoGWsylxixIxmfaLClxwnEJe2eU7pGQ4Wnrq6w5a5OrAgj24gZlOU7LBq3YySHpJU77MzGmU1JM9YflgYZlevn6fYo0aKslEq6SKZEIHb6LsGCgEjzMD/KMm/2EaucjeYfF7Zwm49jFTilMggSkAuSPmiiSm6Zu2JNpJxEmSE4YRvcfQzfAh6aqtQn2Lty8qKAQL9YKLU3ZStDLWSM5rO9RI7rBLEfmKD6kx7lsWDImdqOUbrGfe97x6j/IJbVFDkSZhOABBqJCuyKoCMqxBtugcb9C0ZkT8Oa2jQIBlOCex2VMxt97DM2LrHRNZlXTD7q1+mE8uXz58mBFyZRdr0j0tGXFjdGiU8GcWX8o0QPjWCTx01y1HwZGuV/QEm5wQ0sEjtTN1xoQkLAR0TxK/VXN5JZk3yXuziWw+CuybLHBqChjwuBMQBRB1AFEMsxunOXJGpsVVoCBWiv8gP/chp1HZEkpdryspH7UMCVmpT9/phbJyQ7JaA8BNOmvFxJv+ivS/Up2FXjUauSmHnQ13UIfP7DMgasE0p660UYeEJ96iExdqbDb56AclerrBqjZqdmVUFmmUsRpYgRT1UUNBN0SR1EemyuktdbId1Sn4oRViiW8pMlrwDI4IzOqxuV8K0zz3QinYPsPsLbDrhhdBN0nsAOBBWiyWJD6Y7FScx+ljYSeSrLznmLEMth+oUWsCf8KU2FiAsNcOXTuB6OwdtNfPnj119ty1c9cPokOEDB26s3gwIUeG6Nyhq9fw4ch6IR9+tPftI8uMGFM6HFjwmz2TDL+1U/etE5v/Tjz/Af0nhoQePCcu+Lviw54YHDumzNgxowShK1f8+fCBYYoEA1iCXu0wQcKJHKrqpNDnzwIGCTpKBO1AhCyToHbv4s0L0qRImiD/ogTp0eLIih0FNyy4MGLEhYsJJhzI8Cbhjgdn1mRZkPBCwiMlgs7JmKA6mQpPO0atMHTo0qQLioYcMaFLj4I7E7Snb504fzQ3DjQ5EDFNzAtpLhQZ3GKKPqP+GSS58SJJh3xVZrZpsTbC4Q9Xus54sLb4yRMXRxcM3KNwlg4Xctzs+SD8yR2x8z1J03rK4ikLOmQYddN5NlFjqykmEGKmpZZcSA8ytFCAgRVm0YTzacSQD+Mh/5QRQupk1M9KCQpnX0HTSZZhZeTBNFh3p7XTTzvXiajOS4BhFNh5GVGUGGgGlhbkbC41RpFoApUGEYz3JXSjhQ/V15l6HVZIk5UGlfiYfdfRZFJtBe3VIn9e5tbPdJfpZ1BwaV55ZX0yQTZYZ4RI4ptASyYo4Uga2YTTNz2xsZNdAxzhgQdOKHEFMUuJscQkEkgwhQMNYHXFPvZYEIdUUHwFlD/+gDGXGUxcsc4Q8YjQQQgHyODAEK9+sMABIxiggQgavBHPELa+emuuQ/iqq6+29qFJsccam2yx63zCbDh9rAMtsscyG60m1Sb77DqahKOstvFEu044n2i7DrjgUv8LbbN9dDutseJSqy20ytJb7Lj3knvss8buyy60525rL7kD3+utuwG/2yy61oZzAxlA3BBuvvXSi6/F5HKLcR/xOCyEBpqgey21zV6rsLkn0ytxuyKPu+06pdiABAYarFIItsuuKy7BASOsrrYXj5uus9BqK3K0LUNrbbjZEtx0y+fu23PC65yc87vWClywv9eCe/Kz/a5c7MIHkzxttRMnTa24mhhbR7OfaPIJ3J+McUIEQYCdLNVC56tzuOoq/XbVQ1ONbjjhgFtytX3IXS24b3fr+MmJu4ss0BpzLTW72fJ7srRGC25y5Uo/jjXF096rb7j9Viw4uGGX/PTkRwv/va/F7Dqde9BIf933vyfLs1RLLQL2WF/sWfnNToEOygMEHvCSSDtZ2bPWB5DOYAAh/3yKlVY7dBUAWP6IJYEDpNKpwQ2crOoEH68OEeusKOB6Kvw3aDDEDcPuj6v6vortYoODmsLipjeTxcNi8XDXApsWt3vFg14AAxjI6OW0ZEVwWRGEG8B058FxWRCEE6zc6ZKFOXeR61wgO5nDgBCPDJaQhDK0YAtvoDcYTiuBTpuguUqYwj6UAgRSmIAJPrArbk1QhJMj4eQe+EEcVnBgYpOgBGfHwysyy4eImxwIp5i13PkwhskS4wwL+LhwxEEHFagABza2xWIZixQVGEEF/9pQAhNCkF5VVCHUyMi2BZqwHDqgYxXmWEglcMuPM/zi5Vr2iUVSbGBsQ1YCKynAPZpri6X7oCSLxUG4adCKmmQWJClJRSmGkJNaM6EFlcWbKyQEPQ06DWA4IhKdqARQxGCDXSxAFDxE4AKwfMhVVDCWUV3FHj7wByYsgAOocCoonxLLCMyQA0J47x9skcBU4jKBKZyhAXkZJzn/gZgzqciWI7HMaSJzkJgc5DdPmg5usFMZhkhEI+e800dSoyCWRIedhBFQSuizznxmiJ0O6Yie4BSdhQLoNAzRhzzqJM8zgUQyEyEQQZEUIZCIYx3y+EeKbEKgOHFmMONB0WUqsv8QC9ggClHIggvcICLzfHRPcbqPRbTDEfFoVCM5kWg8M3ROiDDJRUzaJ2QQwxnxINU+tukOQO+pnhMJ1TIpis9OO1RUi7SjGwaoQAQagA511NMeVwDFCXTQhLIuxTARSSdYbbmehBpVMtMRQQwEIYh7CKIJTaBDA/B6UsNmCKsJuSde8fqmleoUIVmq6z2rehI0VUav91xobRZLIKKqVLPo7BB8JEMTleozqRjS7EJP09qQHMdLFQJMRk9zpct8QyJs2KVPxnkFTPhAKehAxxWA</text:p>
      <text:p text:style-name="Standard">sCkRlDO5yl0uc++yI9EYKboTeep0/YKd/bQzRJRRTpKGChqLXKkeZsotiFLQgQ//WGEMdWCJTQTjjm9coQNxIMU5SEGKEoxCHfUoSH6yZCSCAGY5PjJQa2DzoFsyxDsTKtFfhvMgLIgUOtnBjmS+C+AjAWmoq1nNbkaaEXkeD7utQcnxZNIj7Wy0HSwwwkxroIIUECM/tVRMbW5ZpI1CyUi0/MiQZlOTkZz2JCXyT46hm+ECdydJ081NmwbT3h0ZCMARws9JFhOgInkXSA8xMotEgtTNJOkjbjDAWxuwlAbjRAxCEKwgymo8ixB4umSy8I8d4pehekkyQqKIOIKQgD+rIQb3KCuCPrxlJUOENVq2cz2+gYUSQIEDZoUudgr83SBB6U5GngxGNmpoGnlU/wRQuNuELv3j45XIJhnuLqYRfRLrULnEPAZMYvYcZS5zebqwzo1sEfROOeFJNRdKiEn0K6Ke8OQb4wzuMtV6BQsggZsluEJzq21tawuIrvTETkUkWh+PzBU5KEFtYg2qHSrhMx9g+MA5rHAOA6w3Rcn5hhg08AFSeKLd7p6DFd7gg36oY7EUWmxt9URVxFYI3NyGUXpk486HpCDCjOUPuKcE0MUuGTtYcMNIcWNSE5Ubq59BJ6bHbYEk1AAEbjgJWHec0Z1qVjUDzbReaw5n9mSoIlc+7Gg38t3KILgjYaaMwCE7XaV+6bCgFe2UTWPQv5QWIX0wgCAIewUtdUgcZP+OQAE2pJ4ebfsyNzfpZrrqYJEX1R0+qccQYgAPuJK9sUpHk8j5+vYGKO/mqs3NlN0zmDClKEEr2tMexnCHNQQBnk3fCDpvUx52ij2WlFU6QR3q2b+j9rBawrRBOYuaRM+2JS9aDognsjyedGKc1bsCdcp3BlJdO/ayH6dwfmQkRI+bxqJvMoEyavvnlpowbTJJCtbtjXMg/91hIC1U4zsHfpPiEmSIQ76t4AB//1sirpFJkODzF8jItkuxLlOlWfr9l+Moy7qReJMlA92WjoYxnB9qbiM+0sT09MADPv+D8qRjySeHSFwE91WIP+WIX6QJjxzYTkEdj3iarp2Ijp3/R3qIBqvJ35HE0o/U1XVgFY5dV5WtRjwtoENZ4KUNFaKdYIWQCVbVhjrAANXBVWB8BIiwQT24w3ulhkigyfGEyXcRB5CVxJ54WgXWRGk8hDrwlSkQ1kbYxJ7lmu21iEq4QzzEwFsFgA+8B49U4BY2II+VyZdtx0ZNyJUwiDsU3qAFQf6dX5x9WUHdWHSdoHctnPh1Cfg9iAKKRH+BIPBd4PlJlGShhIHxiFDdSWosx4RMR5+EBOr9iW9lhVLYAya0RfZcwD7M3iVeYn0kFQAWYCFKVZG5horcE5wQoS25w3lZgTcYgBDcwCWcwxjkwNXh3EHAwAcYgAgQwmo4kyd4/0IJiEDRcQexkV95bJVSjZxtZUZGkKJgCJ5BHUSHSZhngQY9WZzFeVSCYAEMPAd1+BRjMQh15EiTFAlMDMRS5BYbRAYtAaHloZ1DhSEYHlxARVSKCEinVVbm7d9PJaN9NCAyrogbfuJLCCA6GdSLMJSayGNJyAZCFALV0UEQpATWKcRwgV5RZRvfceJpEdWJrEmCcZU7NJp42cM7xMAdwJVGauRojeLnbQRflZkzxtzlPdbAfR+KeaJtDE87pAAo3MMaMIEP3AZCJhSRAFjRoVZn+BNG5pyLWJ4oDo8xrgcBcp5rJYZstJroCcibmVSj5cRu9YSy5cUy7cOnxNcxkf8KtWFiWmJbdqRJHraI4PFffsQkqi0gggUjf71aO8CAK8KbGNSiKMAbe1lIP4iBPmQClaBDP8BAHJiDq/jASrQHjQ3Vr70cgjWZ+JnGPlFlecyZliGV/UFHk4HV0GEZggwde6lDCmjCSLljHeohi+TJamhihCQmiOCED8SIz/FYy73XN+BSTqBVjOQWe80bYzyEOwRcbn0IG0zGN4iX8ujEjOiXYkTnDLJBTChPVuSEksSHfnElQgCcuNWTesiaifVTop2IjeiEmbTD9MgISPpIRLaDbypTjM1Ee0KJjYDXN8gIDEDB3cniDYqIb64EbqLDStgTaTinjNSDfiWmmdz/oG/aGYmpBMB5iE70B0lkFhK6HVxNqGTNYHs2Gn/OZ2LWGnCIBF/pAAM0gJk0BJPt14wMl4h8BH+CyHrKHE6sJ3LaiPLkhHIE2UAU3ttBpJnUQ4PWJH78oeMB3BYmycjtBRCK33Eko2Beh1zmBq6FWS3xE14qY5NEloElyJVw6UF4iZWgXk+oHjoMwATMwBQsADclABbYgyWq5Z0u17clFN1ViWqkyGcUCWN5Filu2GupRD1cga0kZr2xW2C2k000Glpp14EWHy+WwIZsR5iehGm01p9eXks4yPHAU2xMmYvoSTY+h0z2yGguZUcciEq0w250gzkB4WdxlXkqIFS9/+GKrYBM1cCvulgmOGecuEMRIIAcwMDJ/eqLiQEAJEEU1EAHXEENSsYVOCsI9OoLvICLwQAsHV08+YAFDAACAOtMvUAUvEAWgIAGBIlvtsPJrUANZEHKdUDfXUeCnWIIyOkF0Fb/SRmYKmBAqZUQoGE7EIIQnEAT3EEkSFonuKhBfcMoJMAJwMM9vFUCXACGygeIuMOjJewdmEITnMAdwANhcZqancA9qOw9LKykDSSC6VodTGwTmELFvpUSXEDN+Vw9NOSgmZnOuqYUUuE9LOFgyFM/YIGoJWzF3sMJcEAOdMJ8TsSYVewdWO09REIkKGzFwsMdcEAAjAhBTITMUv+syEaAEmBBi+QdTmACpHGtxTptYSHEFdSNxTKtX9UsPAiCKfjst/ncBGacMVKV0xnkYHQbnyJWSnyfYflfCraWhGCYaULpfIxpZkRIbv1JJyyPb13BAPyBoWzAFHAKJqAlnpouOfkFH/bIe/yh4mZoagCH/rkm8WgG+NkT6w0XTthDLari8nFIbjxckvyJCniCN5TABTgI96WgV9VW+F3X89YTOjkYdaQuFCqIat7fjpgq2F2ggmhZUX3ExmXvlrDldYSjnwJvgfCqtqLrTKnApVCHmYyrHHTAswJrBwAAAsxUFMiBBlAVr9aATM3rr86rChymhMQETEGrAMtrA2f/ARJogJmYCQssAQj8avtuqwvAwCAyXz8UAQksQBkcwFtoV2e8xJrE5hCWBt3eAWGJQMIq7B1YbAQkwL8l4xUg7B0ElsoKFgqYWU2UiBjcQNnCQxNUrNaWLEQKBL0hLN82wT1ULIvqqEFKBBYYQFu1gQyvbBN8LRtQWnFIAtX9lZvJYUKZBBW+JAb+WOH91RNv8WDhrH7WgRUEFtNWLdOq7BpwwAV0guLisFv9FdYeHlyhh3K+gdsF8spWnZk5BAvDgxN37cqqbBGX1ezq4Dy94arJoKhOGJWKWF1OGCkC2JEdo+TRWKZN1eOJcoglHBPW6Hyi3i4tW+fygKGUwZxm/wJWbM/p8vJdoBRBGkSN7WF2fYauSdWZfKMJSwe4ndV+dUcfNGoOjMRCIEax3Unemdc5eIO/6SYx2mGCXNXegWIfXkY+KdY9mZT4RqNsTiNYVSM6fWuDYi90aKBK0t2W9umVOAQL5K8NJAECWHCwEkNt2ci41sAKxCu2vgAIYOsKWHAW4EAKZMU38Cq0goAN2IAFy5QcLME/HOhmWAC5oqsNLEESgAC6qmsHdCtuukNFp/QAZPS5arDDWYhYhDA3GcBKfJ/gdduEyNVisTAdRMDIvlUEDLUgwAOL1gcOE/XZJgAUnIBfuVk/ABxDlAAMv9WowfDd7YkYiNqojRrfRv9AACAlM7pDcbmVYEUAFGj1PexxJ2ReP2hASeotYSElO9Mfh94dUL5TeqZAHNyBWq/10g5WAnQCFqbAU681VFMyWIM1zm7IYzK1WivBU6esSTaAhhEEGs8wWxu13TQAMaQZpLE1VKu1Y7O1EgRAa1XcgfgYhtxc2U3GVnmIO8XcUIqeZjocY5ga6/b19r0GjpBblqbJTeSE8vCEmuZFnVqFUixTL0N3XnjJkRHhkqSWAn7jknDJj/nhhMJJf1nIaUHzu61XCPpYbkBUP7CBM1mBAeTAa6gJbT1JZQLhdncjXplUkgbteExExM2qj4zi/HVXcE8XlcqIrHp0pgatPof/XPqCHEusBDrwahZ0QFVgV0EMwEnXAATDq7y6gCScXBTU1E35ZRH4A1WPlwX4wQrQVAqYaUuzWBSoHDo8pgUYwa9qsIfQW/5GwQpowEeIAabYwLbiQC7ql/e6wwDMhQQswFSIXQr6R2QiyVxhGt3SbMXCFRtcAV+ZJBNMBES8wciuAcaKhA8Uwn9y8QVQZD8csmBxAJ1u2Qu22Q8DCHIeKcregxTvSU4caB9UIR1g7JGLgVIQQlYQOETUgQHYrIdO5mCYFhoXrYb5xZabGTrUoECEMdZ+bVU/RKPxlc92gng1GooD3EEgbGHz60MkemB97ZHSxBV4Qco+LX+JQVZs/wJu7ifA7WRPJsCChqdmWC+YHvpz1UabvC6VAcZ212GCkCLuvQRCbJuUGMjMCYhpWHKF2NV1BYrm8lJeKMU+7ANxoYM/RHe5B8XliSICfhr5TZdwI+I9oYdpTNXhdkc+hYQYjLcB+G5tvx9moFW9zcEr1kGQ7bRqKAd6t5ygTrmQDDj+wa5SiQRSoqpHa9SIVZzQGSNxuENIediB8FxrY5p+l1+JbAQLJAGLG7B+mkaGQ6sKXEFF9++zJQFNuUHACcR+KeeN9kNIpxy7zihM/aoGuOuM8Hz/elSI14AGwJJJ+ECznrQGG6F2OGcH7MCsOEAOkEmpehV1WBxHnvUYGP8xFwdAJDLEHvDkGuDsQKSAAQT2HktIg6IxChRAwPlAPoD9PeDsw6pDH0BBCydeINJHPaCsKUia7uJYQQyx2J/Vi6YEusWHEPcVHeBsIiK7FHK5hwaza61E2I5EEroZPyEnGpeVF8+Th6x9wk7+ZGx5FRJaQ6TmGJjCmD+m1N7JUtjTlu1BORCtEmto+nYnhtX2PXZVShVUbAPzdtBu8O+2ogmz4R6JZD67Z9QVZsjTsNYDT/CW6iUFsymTuZu7HrKyQc1mKYsys9+e4wIZCK6Jl4mjQ+R7eZOGSmnmYvIBKYgAMQyH0/Ef8/Iae9UlQKBzh86ePYIFDdpTZ6+dQnv/7h7aq4eunr1vBQVmdJdCk7x/BQciPNjPHUmC7dShbEhSZUmGCy/qW+cxYUp37UreTGmT4EF7/RhiFAq0pkSDLIyseKEhBUWCN9ENABHFRQp1SFdkUZHCnoUkK1y4KbgwY7t+7dB2/SpHAzqB7gCAqBFW4MV+LPxEydJh4c8iCKhqINZQITqvNfZeudhOYD91E1OkGOWDscGJEC8utsgQXUuTEAleGdOkCYcLVyhCFH2viZILPnyIiHEnQoNO39zhbrdnzL02CS6oUydbUG3Hm9vBsHKv9hWiBCe2EyPkRCQGDb5lfNlQxAl4dBJ0osyw5DeVTi+j6wcbS/CHThP2/2RcT128GE3oNOjcF2jIhzjVyW2gPgworgHKFmrnItngiSCApzpDLkDiaqPMqXYsMOCO1txDZw9Q4CktAOEgGuiby34aiKAU4LhnjQTsIugzlWwSSiCDWspxJ4nQ22yg+Xx06KKKJiryJ85WQpKnEhOKD8eESIpSpIFCknGzzK50qK+DLjPvGzY6AfObf8gsk0wfrkDTB3TSNNPNN+GMU8456ZyTLJGEQnGhirBkDCeU3ivxxjubPBIoooRa6M7O9mPsIjH6+OAcA8JwrqAob0qRpW9SwGEOT0oIo6HKBqoIqCTtCupOoA5qdaWcMD2VLD/Vc3KzUyOUiSaginTKv//9bAQt2AgvwsINj6Jzsic8aQQUpixLpYgzhdrB6gUViEEN0IbiimIre1hYqwN01PGKKjeuIMaihuq5oogl4B3AD8DYUiy3IuQCQSx7fLjIXLZ+FGOAFWrYig3h0qx24BqYQvSp/2BzByKiKouvSmFdlfYb0UhzjZjsTm3Hh36+UacfMYA4wRQOAuA3pc6mq860k6m7h2UfpqzDgAaZaEhagk60hzpBUAjAB5f6Ei6FnfG72bGKUBPqyRPXk7GeTDczciHHZKPtwIlDYjXAb2JLwOwElDihidrccgidbzS4rzbzCNqSoZhFHBlP6taYuSF33jiBtQhc6wwnJHsi8kP/QegI4ilAp8WTpZdxWtZyPDHvDKImD8XTJ4Oo1Ej0Jw+FVafKK7KbWso1h7zJZZ8E8iKrTWaDmDA7iTNNf+zh3fdNMAmeEEyAB96f4olPnhDgMdEneOeHBz564oF3Pp3kiwc+neK3x5765olPh3ecYoXq0ml9urHtI2n1U9PTF4Lo2T4jTP09hLKD9ANvDMih7mFV9Q0L4OAc50hAHS7GKtA5xD+hA1KpoKU+z1XJfvHTWFEsaA9dfWRR52vJpW4ClWa5xCEkScFMPiKkrF1wdsyCnZVe96OjrEUFhNBOhKSyF0JcJSlseYi5qhIh6QAAATWoQRSOiJgXZGEp/kBL/z8sUIwssGVkuHGHBYrIMPnhJSvZgNcXBwCvr2hlH+r4xpAYFRGXDCpLybJLCD+4rCvEoWPB+Vvi5CiEO0QCBUo42x+hAI9ImOZo1Bnkg27lDgIxLgjPSR1jYhYJB62pIEB6yBBmcw9NNgEKDcDCyNCyk8rZKCL/e2FQcmMf/DSgKKh0ByZKoLYKkIY0OmjCd1hpKokMR27Y+VOKKiOaPUaAA388GxTusLIAXARnmBjNHeAxOCUY7WEpiQ+LXAQjBX6mfLALiWfg1yxR3glLisoSllLlPlyNypxVyhxGXqWSJlGJc6Yb4Q0xkrrM4A5MulMTQfzxD3+gwx/74Fearv+wDzTtA6E+MKhB0/TQ3qFDTQ1NqD0eWlGNGtQfEcXoRxmq0bfBx2I+ygifEkk++QWKpafsHCnZGCFZzYcgkZpUHRJkEz+FJDedsoInxlAHgVizP+dpn0uIsiWfIYR9msPUqNaIpCMdRDNJmog4UMgZIrERSlWCECkX05gNSslWsLPJ5HhkpGj1apTgWoJSVFBGo+BwKirIxFX8kJW21OMwLoDBYwSYlCggEYlZiMILECuHcf3JAktAIghU8RMfWCCv3moKQ7By2BfUALGcNSJiX4CDfRDmIESFkqFI6RBlxQel7RICPNbgGms25CI4MoswBSEI1giCNLwVBDz2yLL/TogmRH57Sj8WWZuCTARHKYmZIK4DlB21yh3dSIAtf8saOrimUCfJqZ9mq9Mlvc0e9mmQfsjHEPr0AwsGsGUT7rAh0rThlhWq7U7swxzbFOW4wgwRLQFMmuIGoBNAMY89iAPf+DYBBQdKalot0JvGURWeZVVp6U4ptVOm11VBaVWwGMhGByrpwjmhkdswcjpGnTh9TD2JtIwEnX7U40v89GdIoxbQOu2Yxz2u0xXwNKSpovZ1nsPRipFcYkDJL0ciBJY5Vai/SVVKgepriHAGOAdRUCpA//vRQeh5MeT4Cj2i+xXo2gYRPUWEuVq6YTtO2A0OxkedOfFuesGZ4s1g/wEGo0ghtUI4OXle7nNpdHFCJnKXMdaQLBX5iVQKtkOs+NAwSaAKV74hBgAQjCpFCFBuDqPYzpwRikXcrAqWYIOpIFEDUeOhUggba70ksQOEyE1jxgJoNZ7UKGHdqpFamBBhxvYCz8kntdg0hvjCI0TRbHY0NWma4fZmkBcQz5HcUQgr4MdxIXG0edphyKJR0rtnXFc9/BEEKJwgvnewmdHGWZDaqhaf8iEWL9d2ILuNjGNNC8LR7CEGGBjgHvnB40RU6SCnbic0owFuE1jD7Hswm9nVnvHsrvYPnaktRJEAzwVSVTdsvohugBbIPYXyzdOV5Kxw5MkCteYQYPNInf9SfSmUi2wr9sGqpL8qcTdXy9x92u42cVpHIfpQh6TDoBuS6EY3mC4PSTBdEvJgetOvDvVuSJ3pMODz1KHO5617HQZgH/vTzb51s1td61TXejd2SJii2A8zaT0nj1aad9hxbsg98TLpUJs/mxpAqNBhlP2SgwM+eCNUBjEJtnHdOV6lUYJLtZL7hMyrvrcPaKil7Xv47Of63Sh08FSd6gx8JNxwxCMkJPSUwCnOh0RJp/4BV1JeUOsuH8kem66B7q2118PoCyKHKZg/EKUWI2ogKAGXChJfMNjNTrHVpwp4ZTuQCZ/1o1b0UUdPTCZv9DGmc5bnb3fzKS17XAEUGyr/nKmiyii8CdcdfLqaxErSD5rJzGgkcYjODKSS/udRhmaSTq4vGGLeroANgIw4BIHYCkWBiEqEVo6NUMK88gOEGKMzBo40TOMb/E8d1gGZ7Cuf8G1uWunkxOAG+O9q6KMeJiJA7IEY2AA3jMIHTIZk7AELEkBt2qDB+oMl3IE3GOm44KnQtsMlAOVyimxZpKTKEGe1BCV0qHDMxEmlZI9QDjBJWuLDyurXNgNoMgNMyDBO+qAPkK4QyO7tmu7p5OHpmu4N3RDt4BDr+AwLnu7qnI7sxA7t5DAO6/AP23Dr4FAexqFRWOfIKuP1pGadVszE4i1+sFAJNYf08A9H6kED/ySlf1qlX+KjXHDACs5hDLDgCp7oREIJZ3JtpUrLKCYPgtZsSyRofiLCnCCEFbFtg+hsxZJQAylnR/xjazQoq8rMSNjKC5lQgWzkVMyDixYBWxiC+xAihxht0oQvCebCDc7IAmyA1TgDHdiADbxCKTRgPDAEMEBABWwAMYyoA1JADHAD154viKwINcwt18TPIh4jHWBgHhBES5oFmMZJnrqKY4jNYepuVOyBBfPGB4gBB93CLUDDHa6gZq6DDfTPZHArAhznJxYxQCLpOs5IOCjCdg6mVszj+9DBmaKJZcRPUXJDHQihPSLEcmhLHUCpH2QDP5iAZNzBjDoBJSikAf+s7ywGjnH0g1pAxz68Ziyy4zGeSB0CR0RS4jZYxSzQwtFAY32CQgy6pnGUkSB4w0WYoF/6AyHsLD2aZFZa7gpfrhbTio2MkVHKT6YiR4KaEP1ehSWoC59iT5RWyzIUYiK+gZ9yB07Q8BMKQQ35UOrk4Q25jhAdMw4hs+rqkA0tcw7h0DLfsOreMOqqLjQJMTS5bhNqEi7XrLVYyKTyLi8TIkk+7H9mZT9A8CDSBAY+wArGIAei5idDiCJgQPHOIVS4DwEF4gXTiVjGDM2eZFncB0hoaqmOkJ24sHUSBB1OiCZQhAqd0J3oDfOComSMxSPaKi+pRNBMzM7CyW4aIlz/smIrhGMzHk0ugC+vsuAaL00isGj50KQz7iIpOIv5UEJgCKYD0OQnQWcirOQmsCgK2OJgDIX7zgj+LEcMOmAHFmAEHCAMmpOpVMcLnyUkhIlDLoSEYKIe2kHbHjABBqMkFITGQPAhAoQpKyRBOIbZMjABsQYdxCCW7qBonPMxrEk4iBQhelRwFM6DjuQNYoC3ZOuDFMWMSOQdZkO5FMSaCkI2dKANWKlkKKK94Eu5WGUg1EHbCi48gsYsUPFq1sG9Pq5k4pM+fvJgbPBt9I9kbsQeCAS2OtJI+kGYqo2dHmObzoet7gcZPSe9cGUo7nKB9I6e9uRCRMme2hLnjkuE/7bjQz3U7mLsJ2jMHTqBBosOMdOwELpBDcWO7TBTVcEO7DrzMfWwMh2T6h7z7Kou6yzz6l6VDeVBH8grOgxtUTPsw+pyhJ7KnAYyU05lxG6FIHDTCgxgFc4I3IRjxoqAgKygBLBAYlLyjMhvc9gIARfI11QoFpnzPVDqImwxUCQIQtoBq2jCLutsCS8sRdgVzSoizj4CEY3Vw8qqSSrmIFoCTlngrSLtNjCDW+DqrqzRIIbPDXDC+HAgBfInLpJI1BpCDOxzKxrjMYxQhvDCs7JPIXCjHsTAAmAgE56kSL6hCEJgAcpAAmagBFADEmcKEhXVgyjytQ5Sal7GIkpECP+0yzRGwh38QQSCoNgMIgXGQJCAsB0kwQBuqQm</text:p>
      <text:p text:style-name="Standard">KoyPlx4zQImZWxpeuFCUcAwsOJC14RB6ktjRe4yJCpx+idpbyzdiKFQR3kiOPA0eAog+gwAPP1h6YtAlsyeAgglaWhjTs6yJGoQEuwFQqsg0KjrtGBSjqIAhExVszIQdeAy3awdGo47wsByJi5g5eBOSuBhMaIABW6i3rZqf+Mo60pFxXl35qrn3+VcNg6rRixWK0A4TKp3Ner0hSosZqkA3MsBA+AQ3Jjg+zTu3+UA7/0OycbjQh83gjsw2XFzI3M+pw1eo2YcjihzVhbIVUcwpj89DYB/1iijACZIBIARzUdw7/zoF9ycETSAGoOFQ9fMoK+OAcyIEUSOEcwMEAPiB9tRUVm4qmgHWBXozv1ulW/pU67VLQKlEXVxfKirZQJmZ8w6okdFF1bEVRsHBSuUknEsIrbGCEkwAEsiALQGCEbQDVCAFnIA34kuI+KaKv3OBqMsuIUtiIdNgbL9cd/kL6jGgFEGCEVQAGMIEzfuQwBqsGQCCFEUAutKIpvNMeOmACymABJGAExsDQvooJb5GN/rT9SLQizmOuFAQdopY0BicCoCAC1KY0GkBBcIMF/ysC3DhEoAAKdCBH3UIShCCP8zgCTMFFABkKpskgeJQ6BJeN1623KuQqNcceMOmW9Ktk/yqnRK6gBAI5j71jbQLZJXPjCuBAvuzYAW6JtwQ3bONHHdigHhRZcDnZbGcMLQZuQ9aYA9yYNESSVciWt+w4kL3jAYn2l1ilD7aNNTxZbVCQtJKQVF7PJmfLLuksciJ4dQVl5noFm+0ObTXsdEhMU+XSe6kqSsRkVN8kMRcTBgqhD73OMTnT6TzT6SZz62T17DZT6gJR7ZAX6wDxMj3z6Xz1coOCUBdxtS6n/CbVLQFyIB/xQvohBeKgfa1gDia6gCiaognvOC0gDkTRoueAfT96okVBW72PpTqo7l6x10JspUDnL1WLpYQFxeBsHeRsgMMT73AEVrzshuou9D5Cdv+yRoFd0zm7EyX+Igs4i4k0C7FOuIbc4qidmouWAmdYYB3Dov6gCBs9Sy+QqAO+gmHIhU0oKyt0mB2NqKv9oSSuRi2yorCWKPqu5bLQaCKKgARgtgxm9lJ3Cj2fcKB57wrIoAkOsjZzrSc2xx66QWrvQBCgieJa8kHCrx1iabeYrTTqABRWCQcDxG7vIbd+S7c627cYIAdi9Ln+i5Z+q0IkEsU4RWpzq8Eq7FAqUr7gwbM3KZWRryCOktk8O0QSQGozEIZ8oB4wQY9qu7Y7u9rWZGsSm5KdrbEFgQN8aWQWSQcYG9ogzmzJjZ4oqgTugzXcTXBzQLrQalmUsFL/RFj/kBVdN8Oc0ml8JS/nENWLTQ8L+xJcBZKY0ae7usQiyPBL4mR40xDqjHcOP9MNry7qtA6f9VAPKXPBSVNXFVwySfOfb9U0GSN0Kkil59p77zUvPyxJZLf0EsJfFM8c5oAPUtwczEHFzWHLKkUdrsCn5oDFrcAcbhzHa5wPhAALrIwX/RQt7Y2okyT15hu8JK9RrHMH++wfNGJ17W2UuCTJFHj1OuIfvDN8TUcIBU0SVQdfOOutxZyJCiYTKGIAEOBaCOH2VkCx1mQc9aVkaIwF0DzMQcAdkaIG2IJchEMMjGAqkHoF5GKHN6sD9uEnofJkSxipESsdW+37SAkiOoAI/2TWALAghuj7Fq1ZIPpNtsxtAlGl/uxh4+ArTKX7k8xDzcRAlTakweCsRfKjX1KiEApkkO/BFGrb1gVBmXDQPOpADTiusjkJONTjLIRoJ+ohuZI2w5+cY7DL2T6b2SKgLEHDB7CAOhYsAoBjafb4QLJjjSpDBDQkvIkpB5Zb7kbdANQGmeG42BjjMTZBCOy41KWJKE9KXlGUBwVHvqRbaW2kXvGpCVlifN2nwx5svbeXFrO5R+a6GA3axFasRj5svYUMS3Bkn0R1TOBEeNEQVdcwD/m5n5t3ECWznyXzwOfweEfeMm/VwEO+G/RBga9yv2OXWMmjy5UMWfuVOsNGYP9PAuL1kVx8UgJXelQ6Vl3hsi+B1X62qnTvp4OhFCG2t4HMm/V+GrVSelbsDCRWFyQYRRd/DujJt7sqI/ZuUiHDaqQUglt5729nGUXN4iw88THqDy0WMCXM4idhUB0IFCyswi1IRtMQYAX8Hu99QjH8FdGT1TGsyCkDUgjByRG5UL1MBh0GI0/Vp/RqKzek0TZ/4iziAwRxQwyi8XKFAzb887ALAmdUcTxggxikETfY4FLwVB0K7MFIPD615UvkNZLroROYyiBUkaI6pyJctFQ6IflxRzxA3zJ0I5/07wqugMbO4t0BxRSbn8bWxEqoX/8kRiIqQgwkRgwqBsofgvT/wYxfpCuCUg51KzXFzOze6U6I6L/Igz/Dcq4JV44gq2koeA4g+tlrh66dPXvoECpEV8+eum/tvrFh04niv4sYL5Yq1KeQRxhYYHTrJm9kSZPdJJWUJ08lS5WSRJIkCbOlzJojU7JsyVLkyZExU8okCWNTQXvu0LlDqpShvW9P7TWEWs8p1aYLDyZMeFChPYEGuXpV51ChwIb1DJIlu9WdwadrDxo0KPDrwIPq3rqDeFTgWYZHE7IduBUhwblHBxc2+9WdX7vt8haU3A6LG3n/ECZdupQrWKyGKd/t5/jgN3chR2Um63Vs5HaOY5OGTZp02cUJ/bbrp65fv93foP6O/+zO7cC0ucM2VJdWLvNv6pgbHgh77xWyFopFqaHBB2Sl34qAiCJHgz029U5Dr7e3H0T3bKB75ZrUb8G9Wm9nFUt2s9KyrPEGkTtk1WYXWNOxpw6BS+X1VFq/ScUQQeig44MP7jHXD4ZObZXWXHmF9dpuCCW010MhtgPbVxzSFRVdvxU3GVOdUcXcXHdFpA5gZQm03lM+RMaGisCRBRVSdRV32oHoBMcVQwsmBFFDdnlXVX4AFoQOadAxB5iL0O3WVG/1sIFfXZDlVRpWhW1FG2QHEpbfYf7V+Z+RTwE2lYRV9RkVVFTJuZ9sB7rFmolNNfinVBIilN5TnVREDBsZZf/U0ScdwVAHSDfxhJNIkhBlEkg6BTXTUDN5WpKpKQEF6kk/wWrUd4fhll+bWdHmVmywvZbXrwD6+pqWsP2nZVKINURQUgcJdBSNUW1WV4FaKTqYQmRVZVBVSwFKY6JgqVmboUgpZK259KGTwjqY0apnonTFhq1DbGqrTgqatOsjn1Fl1RquRwV6lX8HKXrrrcsetdl0WLFWsJZd5baweFEgoYGKO9ZDlg8DrFCDC25EhqVdBxvGq2IPN+vWUX061fJho303n1rVAhitrRDvV22yEc8np2AJLUtabngZtFRXNm9lm7H6MftkrVQGvaOjWInoINMCMcuUzx1mVZeJXR3/WVjCIos89tV4zal1ooY9efRiSXGLq4OvnYzuuQsP7OZRMMMsFtcjL5bfWsKuXPO1s/Ed53xcHalefBV1UilGHXVUCAychnQqSkPJQ6pKI/mUE0+jwyTq6UKlmirorNuEBX5QLYyWVVH5eVVDT+psq4tYIoqsXczSzBpbviJJL+8Ql2bb1TDvqSxXg33dLGFhldWaV34pT31pw7ajD7uZLXytXYJF/CZiK0ppj2WY4a7zbLLFD//QB3MVb61ULzdsZzTXRX/Wf7nSf7zFLL8UAQFZ4E46OrMjdwDABjV4AQ7CoDGC7Mk/DUGW09o2OwsybYP1K1dc+qO+ugWMenfx/wyjEseZv0hoWEmDirDKEpvEYMls7usHYGSoJW6Z7CyE0RbtFqYQqLDGbHeJy85seB9nbauJCvGTyMTVGIkVTzNzuo/IsMjDPU3GRVkTDJgOUhVnqaxuYQFh0FYGRhRKr4mcSZQc93S7RbWMjl8KTM+Ukri51NBmcYlb7frFkG80KXISmdxFMFWITxQCC5fTHE1MEiqgnMQnoHJVql61upxUkiSxChVPZMISnchEHwjqS4n85bP5yM9QdRvXFB1SOATR8C/IIlbXpkdLzfCxhViEmJr0s5WmaOtmF7xTrxojLGA5LJDQq5k4wBcnC0brRYDRGjSteZrvtctl4GRl7v/8dcdFHUp2ueKKtoJHOEdtLVdom57ICGSBJNQgClEAAQaWsIQBJAEEK3jBCzCQgugsayEukpgV+7MQrWUvgO/qoC7p1JaxHI6W8ipfQoRYFoK8UzTTGhzvBkKWWAaPWT50m/UoupD/pE2FHrwSYX4nt8P8yqPUcp+a2gI2mVbNoln7lxCLt8HE1UylNDSe2ToTlf/siWvcg6XT6gQtEvrpacRCoe6uZ6vW1KmZb/Hd2Pg2UcDxCCISQaQi/3GpTGWOlKakyapWNbqZTLJ0qZPrXEUJOrhq0nOj00cNv8qrV5rUo60UHPZS2LOyCGc/NFPURrMZGDYyRikUNQ7RZGn/uLQxTCv446nOpmMgF3WPMuvqRmZs5rVqBe2LccKaO6ap2q21aVfjkqW41tRYNznoMZP1IVQKI9OEgVZPjXKnEa3nIzbUMwpZyEIUXoDPBNagBiqwwBV2gztd/YdcjVEI1Fh2p5L9a14L498KG/PQ2BYxTfNKY5rSqExmutYxh4Is8VTop88QbDa/5V5U4pI7boWUaG9b4tbQ9iXqeYhYhLsaG2+KRa0VConeCmCcgPs7a6qwMLs1EDHZC6fHfAaxmAWW+JjiJ9vxCbneugqCPDrOm0J4nmyLo2E1048KsoEYkVtrHywXScxJklWrg2tNWsdJwFpSJqILyklMBzqg/3DOKOj72WgBxmOpwg+sIwRrYU5WLAc/cU6E8908nRU8MTL0ScHtoWNvhlvu7daETB0huh6Wmn8gSLdIsnO5fNktuxjYm/+Q81XP27uaxXiQ5YujTKcXZ1oGiFwOa8vSSBveCalDDBbwAwiuu518qqAI/qiQGS2Mv04Xy2BOgxmAwfwaN1YxKeXbc1KpaDNrCu3Wbckymx6LWN2uyGS/9Fk7w2VRQr/WIN4SoGkM3RRuyol7YizNt6T1sKOhqWv5LemN3+wcLG2wvP55C4EvKEvBiZG9TNUx2/TMw8XWisZbDuF5z3VnydTMwifW0mP+9TsvfSNy8RFyIzP1SE7Zdf+vTtZJSaBs15mwqpSe3JwlVxLlUrZkJvoYsM0Exqg6XiWs9cOVeEnms5Y12ockzJ8KlTpzurVzs4VdTPQQxsr8+oxOfYPi/hDNWvHqfHql5c97EZ1gN70yt4SSnrLRlzNvZUssehTbd15mFkyX6z4VWpF3BuKOemz6SNpbboSRvWF4Qwvrvd22sVz0vIb8pY2IwhHT2MJUoJdv2UcL5KafttO7yPx5WDyindsY88Z6y5dyISa3yyLtXMqaKbJukNne1EcSJvihudzTvuzuRm5/hpXmgjp9pzdUVZ7Y8ISTl+cHGSgX1552jzVxyX5578F+97sYNdDQHAMoivyYUor/XPhHQuJwvRIFCyZZVecsiRPql6qUlVyJKaGfOiePEst/3mO+76Z6NR02zDdl9Z33BjWvyB6nlu7lTzFLRMbsyZqCNKKuhO9lr4tVm6BlD9P0TfEyfLMGbGnDdS0zTZKQGZzFaIlVLvnHL2FEVcNldNO2XAK0HLbVbUhEK8SzI6RxNNr2IGxxJQ4lM1XUaXFkPuO2f7ySVdlDQ6I1GFTFRhgkZ5/BgVP1GPDngySjRX/kW7SUO9mWeTVII3QXUVhXd+ggbs+jbjTWK2CnY8j2X9Nhg+bSNjb1alnBVFjUUOXFS54HgwYCd++GY2kTSFV1PHrEhTnDZe62VSumefGD/3Ix92zugm/WM1NoFTmd8A0KR2RvhRKs8ipVViqgREo+ATo9ETqrwxOeozmi40kTFxJYsFPScodkln6nF4E4gxhIc0IoY0y7FkUQU1l+k0ITVoRcqGK3dVmj2DtMBTAFCCenVRZEpx8s5zbPxmAvFRVEl1/lV0tslIquxIWLA06FJhaIJUB00kduIiHnYl/3cRruwV3tYCZYIkOeN0BdsTScFz9jqHIXxVBtx0NPFHTGFYfxNnfzlTaboW5y5z5OZ0LkU1hv9F+WNXBswkrekmsz5WzaFjuidW9d0zcMFWBdWIUdCHTKE4Mz9BjLpY7ipBkw+CZYES5903aPoWNE5f9UtENHL1ZOgfJ6wDWLFMaR32gnuEVSWwQRzHF8FaFwjMQphVA6Q5F9p+MSd2VllvR8dhUqpjKJOylXrDMqm/BbjBWBjNYfs0ZmsKSJvzR8OFdrZnRvjTKP86hmabY1HiUvsSZnj+VDG/hoMVU7TnFO3xJMiEF0QGSQd2RDb+NiZ/ENVaEP8iAO4fhHo0WLbENy+3KDXUM0cRY3jfN196WGQHh2L0WPubNFmKU407J5AHhDfSFVwpJVNtVRInACTSAITXAPTQAPoVmao5mapCmaqGmaqPmarGmapHkPpCmbp3mapHmbrCmas9kEqCmapgmcv1matZmasFmad2AAWMD/g1GhYS72JEJUU5yZa9+AJglDRL80ho8hHU3yD/XwDxfYezgGYj2TX+VYPcoUYnuBngcjaDYoR3XYdmJxejgTdxEITYoylTCUeEiDkjkiWg8GOwgnOYp0KR/RcJI0Oi9BOtHXfa8yV88nEk2GEjkRlNoHWD0REkaxPJZmhp3YPV1lhD0DM4xxUGDIUDCnH/SJU61WmTOibcRihUpnmA+iPp4VojC5YRFpMwMYPm2CYl3BlPTjSsRFCG7QDf6gdTCpj/ITM29kPUSDd/xydQj1XqGBlUZ3UHoGdu70amAhSJOJRHqWlexUgL4HhnMjQrdRK+ogAhFwB/AAD/cgp7RJ/6dyeqdzaqd1eg+CIKd9Oqd7iqeCAKh4eqeGmqeEiqeAuqe0Sai0OaiIyqd42gQJIA4fpphb5ScpQ5e91i9acSR/BqOM11Fjhib4WRhfOhvw1oWWJZfrJaJV9CjM5G8rJXTT6SL4WTxQWWez5on9x466NFoSORkcumKA9yaGYUhpFRyCWKAc0RHdYGSd8nGhQkpEGXF1haHRCpQ60X01wUkqkUncKg+bQCv2OU65w5VQ16shKZZh+kXBOp0ZZIolVWHLI18kA4u0gl/xwmLQSTXW5DxrOS/kthQnhhqX4YBqWWguJ0fQxi8eZg/6UAcN+CIos1U2I2kvsrAZyyMYOP9IVLpLNOSFooGED7tK8Od05WNNPiiSoTEvWIc+N0VFCLkib/YGoDmajbqzPNuzPvuzQBu0Qju0RNuoyYkFbACO+1JHLlcix7RcNRs9xNcZ56I+KwYzRvKdR/IQTnoXBrk2Iwa2KVhMgYZGAbIQ7tOhCEiD/FZiWraM5wWrIqpnC6krsdRQfThRrgelvrQcaXFwxkegk8NIyyetFveIoyKULkFlVkZXEBpxE2eJ21pXPimhRsGBePJoLtZfbyu3WOKP+EMw55KiOzeFaTaF72aAxzVLFvYfAuEPN2AO5gAE/uBTtiWiHOmkhrMwSrEu7QJCT1pr8DcoXhE7TYUs6hn/lQEXWiNWTc/yLoWGUOrkZqHVai7pWtPmQxxZQAP5f/kojlE1LmzzN76TVDJIHUfCSx61vgwjIu1LNHJyeSTqP21DMq8XGG+BI/JLMm8RVN5hsDfaaGIRKAKppYM2sPrgBXwADvFgrjkEX78DGLBLD7J7DvFQXqX7RQy5eJQRe0bFNfP0DZgABObABzfgDyX4UyDaRpEFn7pCI+uqn/pJs+YqdUYIS5lZrPPmHMJbRMUXHDWZfAZaZJKErR/XKtv6uKLzcSshZZ/EoN0KK98KiTmBCYaUHpswBHBwDubAD7ILDmQQD/6QJ1kheFIJVrIXf9y2v8WGQnLjDusADl0s/7teTAlWAAdifDSQx6JERJHNGpb94A9AcA7ncML58bQlyVrw+V7ZQxBY0AeqwTLINLB9G0S040JZUW+t5DPGSnnUlkwrlr40SkAea6qBpkzac28297kGIzXM9UIxI24qE02L0Xu55byz9I2ueLyTySwOUlLD82plRqvDUzTVxiwrg8yIQlLGzBbFbDNDU3j6QS0mp5bSZhXDpQ83QA9WYA6VYA7nAA43IA4yuQkkfA4ikJ/EpRRV0QfkYA5kwJdXow9AMAeyaw6koAH9cBHQhrnvFEzzYlF8yBDrQMHnMARFcyuwew5zYMiWRiX0471xoXvMOxlmlw5DUA5czA9eTP8OcSAC6XCBnLzIEXZ+iJU0nNZG0jZypuEYxjcpNpkpIdFwQEk6Nv1kVBxXNlGhTdzTPhkUjkgqR+wSmJAXhHAD4ODF96zU4HwD9uCd4CSK/jKHTyMoqdTJa5eHKfQJH8AHlcDR3kwJlODFcCAP0zhPUxheeeGdfyJTsDsHVnDCSupzZw2vYPSO5jKMrRWAIiaQvmhHKlXN0aZKQceLVd1G+cNin6sVwmXVQcifrRx6TXVhR7SCf0eq0QuTcIRjYPt7BAOsvHOBdGMiCCJuuYSBHrt4K7iCSHQ+klFAfSek2KZeUuNR3hh3sGp1BJEZN+AJX40PlFDC5mDHtHsQCQz/zuYxbhxECPXMDwbQB2kDu1ZACaQABEMgBBf8KA4TM5tpt7OaRr3iILA7x/FcLXVRDwttBcXtLGbnbzQcdJyRsb3UnNpMCsEtu8H9zU09xtZcTbZmVgVTWszUyXl2PqmYHoc0KZGyVpdzEWyACc3XSaQzrTy9cRlHSTtNE4z4cBE6uaQjCZjQD+IQB3wguwtMBl7gBWPAxaJgyDXWoTNcOLoaaMFiZosTJy0TG5pACuYAxkCQ4lvM0ZRAD3WwqYAsWTQzCkCAx+8Fu3zQ0GMMzF1oflRFaD0Cy0Lku5nxRZtoldnbQ8gFpMH12DhK0lcusHIDTbZrRqT8wG4mgbO2/7dGBULGi6oEw7n+la9I1NkKiaWhisFqqjUyRGgHRjbBN3n7Q57MXG4upFHbQ20XlTaZJZmalYGATZIR0ycjzMXmIAr0AORcfA5AgAkJkcCicNAHZT8DBBXxYACWEAd8eRajAAeUwMBPcTSEoMVeYKkIodWQB7OMPSjoIAljcN+XsA6d5iiCPAeivl2sIQ5AQA8NnDN0a+OjakTEft/gjOJkQA/nQAmiPsa4gdXBcsb+dtmMoXv1tsO487cTEWSKBAOFgBGFsAkON8WTK1eIyMSTFK5yle8XZ2VJicRRLBT6MAokDs5eIAljhg5uQAZyvSj+uMmAw2nKmGPzNk8RuP8Ol8AHcTAK+QG7cjy76UA1mjeN9OM9XsAPFtwzb13I/lA9edtaXahVAPgf3kNNsdY7IIIldA3jZTYv1exi8nsfGDtjVXdN6ftZ8+o+Fd1twDdZDys2JgWH+UFVAkEtErO9tkEw8ihH3K23yHq6xsyBNDMzbVnbEanBeyaRvAt5EkliTGO6LPrzFI9cWxHH/KDe+nARCgHtN3AFAkEICjwH6axcV14thhIcCrEOXV0OboC2cWwOYyAJPUY9dwZvLHmlTBkP4EDIJezixxbIN8DQDt0P9IzcQZV7mA9IbCMn9TDrw30Ouy6ISLMOXjAEgq+f5xt+6NpQVGimp0hoVJf/Ru6xF5FifGv1DyGAETvgA4YbrdA3ZfzOOdSHSdmqoHgV1KDkxE0sOpqQ8M9NSKR10st865dfSE8hNlNRFXgJPY7zD+wEJ9VpPsF+FZ8gx5VfvPbwBvYMEPTk9bPnrh26dt/sLbT3TV07dfbQfdPnxdy5IQ3/1fvm74aVOUD8fTOIrqHCb/82oquHzp1Lk/YizjwIsSZCmOLWyftnj2A9mQ2Fvnx5sGVLo0IVMjSJ86jPhTGlRo3qLihRiUrtAUVZECbWpU0PSjwKs6XEdllbWn340OBDhFD7IYxoMmJWlnijtsPqrl/JtGkJRoRYsPDCunhv2sQZGCHRr17ZZo1I/5Cg5MtZDxbNq/Cl3K1Bs3qlavIvwbFZi/p8K1gv5IUKTxPlG9Mvw782/bZu+7cp2XbpLJrzIo7h0oKD7ekDclEDuo3/UCa06i+06dhWNZEyBwoLm28J7WkCZy6OcbtMY7OMiXivaL</text:p>
      <text:p text:style-name="Standard">v11DEXNQdOeTijSrfEdIPPOZG+Samii0RoKCa3vuoHKHtqatApl3wShwxzzCHnk4f2SgyqqQqSLKiZDGvLJrfGMgkrsUBTyEF1IgyRIHe+YQm8TsBT6UYccxQDBix4hKGbbn6URJ5uiCRSSHkkAVIeeX4E8skilZQESSWTNNJJJYGc8kkjt1xSHiHmqAScPq5QqLOqktvtsv+XepIoRrJM+gYoOWNj6DjENiIorhY9ZK+lDKdyhzxzUNHvtoXcoKcST+I5s6E1SRIqIZUyae6ceNpayB8gzjnnButcmjOqs9qr6TYHYXKPrcBSWKebnj7DCTeoRFNtNNPWRFE1NMvyFarF4FKvvbgse5CsrSIsdaHL2HvpLA5Le9NFD39y6rpknzLppmlfCjG1PRuEi6/c+jqR2rpcE6zYBlGNiNVZR0w3qJgI8izCxkaki6/aGIqoq8sSa8oqhZCK6zBiTWRMpsJ+c5iqB7mSqR9xxrhoiGebKpVOAs8RwaqYHkXpUav2QqeP8lCR5E2S4vmAjzFUYfasroZiryb/mlhLCy154KiEHiAsBidTcmPzaI5PrSuIEC/q02BBvxTKMLPfZPKMqr+ONgecdaR7c8+iM5Z4rsUeNFG90taUyyCs7rpqW2DFJes0Nohho5OUclTJghxP6bFHKIkcUsgli8SSyyGtLJLIIhv3Mssjo+Sym8GxWFLJG+a46A0z6VLN2A4FXGrOuOKSVbzRFFJJZH+TXfGhrhDUiqB18EPvM3tGAeWieHoKS6haE6un43iyyjpzPm7AZFs5ZyN317YFQ3VWmHoc5R/U3iXRwxX/hBAoWZmFamy9OvwtRNwj+rWrd6ml03i1bH4/NamzFQqosmG0rak6id3NRXWZLSj3/1oW7sTSGHahZjKQWeDA6sUhq5SEKkAhjFDcxq72MaVkYlHbaP6lsxIJ6ivX6grBNJiWbbmlXM4LUXsUIok4/EcDPoifSebHHOdkDzH18J1a5OQ1v9TOHDET33gMQIk46OdrVEmJOzxiBXq4ATE7w9dJVBKPc5iDDJK4wTlEAQR9nOhNTwyJdQhCIFKI4Aro+Iv43vUXps2BDMZBi6Yk0jN+JO8KvkkLbNAyLA+9C0QiIlEhM3Sru2DHXqBZywgXspbwfKNGk9RbJf+xI8AtLnE8cpziKMekT0ouSUEK5eC+JDjGJa6TjPvRlchQCXPAwQ2eYw2MgvKUF5KhPPzgR/8sNUCIjXGqQiKRhBfAQYlKiAIO67DTELIICiWWpmdbW0c9muUee4QDHJVARTciZhJxwGFrxVvIKLyQRUpU6AMisM43+sMHc/AynhVKGqfOMQdQrQMO5+DlOYqjF8sAJl4MYWDY9LGTnrjkbNgZ2Ghs1Zi3eCh8XgHK+kLTvVOhpmobdZBG4wQ+9ijGhyZEi/ne9LbVyCY00CoLCgXYvrYdq3Rsy97zPhTTyoBGozgLzG6uwq3dKExVPP0WsPS1vakULC642k9eUBM8psZrYXacCrHE9zw5Ma1CZMCCOzamMZcwjQ9zGII/9FkhC90AmFJBGTe78Q150MMc6URrhcD/UR66wrJCAlmLUb7RD07NgR51QNTNQroVcVgEU+hYxwcqUQ55CMU09kxaf7LIS3ywgp6gEk24KmKFOXJEMRlyZizFoUDspKV+6sjNuBDILatC7Gu3CWgb3SbIFNXWePL5xt0kyQZL6m1HiHMcKbcUuca10ktOYlySnHQ5ymEJlEhqEuUuR6RPXMIQ5gACIRayGaZwiyyE6FQlkNnLeFZiDJFllmU/1UU+6NUclQiJPhayjnKYo1F7VJ9J4gEOPsyRopNiCaHGIAl13GVO8hgDJcChCXVgwQuU4Acy0ztWznpEFOad53xFoTwyCqFTda0QHOSxFNy+DX+GdSl2dMIT/yaKiy8Mo63aZqOq16IpXCHTjFQ44o70qam1uhlkzqTi0qd8EDvIMmFXVNpRepGGxw6M6GegrFGrNLLFE82xg8YC0w/dFqAQdEm4PriaDP4xRIlcCO6GHD6x9Woqa2aYjN0SFJcmBzet0dVsopyZKzizEkmTyUrsoZKoVARpNxDCXGEJz0r8c0XhIEd3ZHZWXma6wuQABz84LM9YEvZWBfHIOS4hxThhU7JxjeUo2FCxi9X5IUezAhAw4RE+IDOd8OQHgPzh0mfZI45wMI5n2iiRioii1ukYbZQdNJq+XEVNhqR2e1IcF5Uusn4bDLY6UDLJugVXR5nE0nOba91PQv9uculmXCcbZ6TprrtwpuTiHAwxNN8IpR+aimAbEztPetxAHvEgAz9jOUuZ2HNrnoLDEMJxA7nyo9b+QEfHRGKi4V0KVCpt6MkqncQG5c0fQ/CEOfiqihjOARRDWEc8xjAHfjTKJPqQhz75QAogrGMnYTwaHz7gKS/EYwgv76WAdzo1qiSGJj59yUFhHBYD5vmCfvruY9D1mvvZBcj6k486gKzaaMkWfgHsbyOhxbxHmqUp4XJoZNqXFoOVBVmOEd9qJQMTcBElN4/Z3gIHaTDXGIsxhVzgUxW6VD6pyCvq2te42IwdoLBdWn8CFrtUZbLC6IthAmt7eK3eGnRIGOb/ooBm3SNvkIr8BxyiAAcQwiGCS8wVQPaNiCYMYIkDL0Qc8nhDeegRDybtXh43qDQc4jEKN4xijeRaO67LQVj6fTMrXeRuOgBLfTLow2sN6U99QFXxmlMIQDWXx/KKEqjleIEP5zms58Sxu6GNKkIRQ+lpdGo2k8rWNvYPaL+k3R65yBAkWxDRuRvgErcbuQIfWTdUCiVUki52Qy7l6pLDeRx2M6V246JKMAQDgAG0Uw/QsQcfeIM5oAR66IN+cAiFmCY+ACOf6I8KcbCMWIlSEyx5AIp48AT1QrDrmCaBAJksawx7qB1+ICLCcId1kCsA8S5xEAJQUYezSAcg4AMr//AC+5o5L5iDofELHvqHUquEn2GmlLiCN/AEfuhAR7oK+7OJBoEYY3G6hEIKO9s86eG//1mNncoW6kkOAECAKMCBFGgKC7CBKEACDagLmuozn6KzWekxO1kLyWpDGxowJ2tDY1GOc5mgaaEJNisbFgEemZIyWrnEUGygCOo4EIQquJiM+gGvz9CfBtIg+rua9JCYroCWkwIzd8k8WqkKl9KNN/Oz1agTkmAwCxOF0EqMz9CqrZKHGUuB5mg1pOgDxwK5ibAHlNGiYisM8uAHAWMWRPkuJ8ocgXgTEwGZ0JgQ3pGTuOKHS9AEBjGJJwKQK1CJ4bGIoYmNlSiVt0i9A/9zKpBJiyQ0hw/QBJPwmnxjntSIDAYqM12hNs0TIzbjP624F/dQMpS4G7vpBAS8ETEIEsBJnCpxLiBppXZjklYyrifJkiEhpZWsLi65EiiREiMBAkMgAnqopgi5xb9DBxj6j4xwm337L3NAw3qwJ34Ah7KKjTlJLD7whO8LJ/1ylDOpB/L4In1YELw4xWwqD5A7Sk0gA82xgvNYC3cYl4lprErIDzhhGk/5mFW0rF4rnq6QBDigBLKyxOnhlYu8Max4MTehlgdKE2sLr1URzNaJPJkYAATIgmwIA6+zBwtIgiiQAykqnagSqaciIGcBngOKk4z5o9gaoVMEO2t5n6f/apayOMWY+rLCoCk748XJKLv76z8Q6rs6ywyPehCrMJbevL9CSo8H4rjy8SHAuz9nazw6tAuEmTzFYM7PQA5oPAe6Ig5xKJq/IBA+uIR1aIo5GcihmQlNIAf1khmGMDAehI5v6INKmyObIB2/qIuj7KJy/AzaShaJyEYT04h/O4c3SB17widCUC2xwoi2q6jR0KrzyDfbGsLyGAMxVI/VVCgBBI1UgZiNwlDYrC10RMfSKBrxIp16ADeO7MhLGodJGgfBcRJzsy4q0ZLG0SQmsZLnSpyTHBIpecnFERIYuAFDaAFQkAeG0oubAIrSKo6dyYw4wifrwLUhkoQyowqi/wwtHygtF8RCKwCHcDhLdUiBDvgAKzCAOjiNT+i0SvA0SmgBCViADZCBAzgDeigBLHgI6hiNOpCrclyIjnmaavGICrFCFyIjkXAbvQOM+6SKjnIHLHCDp2OkndQ3PTQKtVsMbCOwzhoAEPjDFGAtyUSAFzBEzOCz56mNyUiR9lDNvFCf97CT/lIqxQw8+EDHOmnI9xGfncIJqxAq2cEVWM2z9DCXadGLHvuyzVPDV1RDlBokaKspZbSfgsGWk2IgEJGe+dOMZd0zYBTVN3LExGgHSaAQDgOHN/CHNUkB9ZsDIWC2Jqo4xSoegsjGJLoNdYgHckAi/Zix8bCd26gXg/8ICk6xAhPrnq0gCY0hr3NIHn/oCYIorfOoyhoUiaDAIUyZPAFpCLxJPQF7jIo9CPbkB77KikfpxfRAHwAKKhUy2VE9H6rTmcdgIcoIVZZwiEnqLRP9BzYohBvZhHHABDb4BTbABOgyksJRnFEyJRd9yRUVJcOJkupqScrpESHYQMgiID2MIGQDAivwBM7xnLYotdlTh6OZAy/wril6CSEyMZfQhJfJj9iYpnjNBzD4uawdgzqIiXC4PfPihwlg0w04gCngB1K4J1J4gwtoEXG4ATKgh5LbKyFFtnYNl3H0FJGIkTOhNYjNNsI0Vt+YDJlwFRhrs6HaqIm6i2vyu8f/+80zAQAQyAIVoAYacgcLQIAaMERjycznTIr6mdD3QbtUjcTUYKqGzFWnsp+SCgzjJE1p21xSHbwRwSmtOM7+a9lElE3Ds8SROhYLPZjbTI/4YbuqQhNK9bL0qMOI0jxNyb/fYBPlraXPkAcysAIKY9LY0IcwEYWMmJN/SAt9IIP/IKeTOSIyENLezMZ/HA0h+kezGwU46CXz4jAKmydK8DXpsKZ6kMp8RA4hIgdySrgbuAjO8glFw4in4BeijEESQ6teC0oHNbnGxZMS2rsrq5X8w9CkA1HpfdmH0Zm4mZuGqBvfqlku2IEbCYF+gIEbgQFM6JKiJcmldcklea53//OSeWvRwhESScAcdjCEghRNXp2IgyAQMmmWX9QmLdKHdjDYWtujfW0QRWFh6NjfLK0me/AHEvTPFIhbT/GUMA2DrMhGciADIPiAHdCBIvQCL7gEZTsHByiBMTgHDquQBs5Tdu1ffSk1c+As2RhHUaBHFIIMxRRYa60pe8CCPrgeNkKVW6I83OXNrAvfvEAKMWNMTY2JQfzUQ5w2edENxKw6RNWYZDGhITU774Fe3nSgGJvNSPwjxhOqkkoTImUXpgokKfPQHK5dTkRW7Dgzt4uygZEeYq3EmqGyCGFNhQpWh5G6X1TEN2OYmNiMXd23IZSrQcsIhLAU3kGJf4gIrf9aLL+gxkoI4NQ4YChFFEJhv3h0h3bsJYVG4fQiNPcgytyzGkVtjhYMo60otYkTitSbg3iQiroQIl5T6POKwYklCFZ7MK0ApGhNVnVek5N1Hg/iZhAtEZ8aWVkjid+ipJrFEQngAi24kRYQA57lgp9NyZWEUabNkqRut6SuUZJ02ir5kcyJgTkYV9poXtkZhRjKRwrNltrZQXTABCBAGltDkMK4UxZGCmcKCUKgiKb5gDhAmjB1wkvwBANYBTlpLLIcBTFIAR75KxlBBwvAgTlogSnQAXoygDh4A4hz463YZ0epinkEo5SIjf4Aie9LFiqKVV32I5eAw6QLu9CWCgn/iulYTCqo+AZMzQIXcF2+iN1ChAEuNinBq1rvIanPlJ/BNB9TrFSwKxVKTTsKKrJbSmUT4qnyHSA9bImdqjHCE8bcHMUBG8a4uURRFc7f1D88kcNbFbw6WSG2odBObpjOm4o9+Z9aAsfj+NYSWwerAOPieSDiiYrxfFKHJA9KQIXIag8yjhma8YkrwAJJ0LmaswhyGIIZdYNu8IeWCA90kEL4Tac8gmC02k+ECCxONgnyKpDjlkdxcIM6kIRR6IOCWyZ5AHEmIQSQkYQGm1jJukUW6zL0VenzYUMFyjf4AKjpceeESIiZPcCdVgkJ+AUJwBE2MGKVgAEfmEBQmtEq/3E3CmTaGF2cGFXiKe+DS9AsKxQPq4LldlBHlI7meV09K1QH9+KsvHiTdbgEfmBbmZgmUFgZIfKCDoghurUHGPg5Mb2M7bBv1DlFdMhzCZCBGfACeQAykkhCE2Qvdo21OsNwzkKhdghQiDVrAUQ/RWoX+/PcHkoLVa1EuAspysMoiJIPq/U2b0OHIshUFUiBuZBMG6gBOdCAeoiRFHwJh/g6afsXT/cLlygZVB3usNgZ+cm6V8Wgqqiae5mMZXktAfrAgMlxhUSb9oCN+cvQ2x3Z1+Ri5YBEko0qVLYtiDybmDIXPyrORjw8cHwe8BZ3Uim0M1ljiVB0TPmr1DNQSP9s9HOYob8oU/NQIpP46gBWqiG8PWLzTNBNjlIrxxxeirjStU+bpwqby4YA2y6SX5nYU/8h9jbTqn+sDW+2Z+Kw6N8h7UEy92DkDX4pEUwv1e9yvFEVMyv7oN6qEWIo0SD/h57OkV8ggiH2gTpgLh6t4k+yEil+N+miyXQjJeTqhjg4U64GRxyfX41T4yGzhze4Jxc0WIyXk4T4L28sNnvYBCBgPU3wWhGwAA0QAR9ABzHQAD0Pgz1aYf3msbl4FgvQggM4gBgwT9jBI4GIiYqI4IwwHstiUuSweE/hLDkUTjoEVrNe1M/NqYcx5hSaPJwiiX7oh06YzBWogRr41Br/WAHW3dSCqGVDFAPPB30Q0AB/eHWku4wOCAEJmIEEuABrmlYifXclCzsRktakOM3ckimJMUXl1uZE7bth9p6Mik2UTW5Uxo7cjRBwqTx+echzOdbYKu48vFXHYHc+e1TlKPnifI8oPaxj0RV1JDSJ7eh1v/ePCXgAQ+D8LD70IAtq5ANQEPsbk+wOBgh68uyhs9cOnbt+9tTV8zcEnDl6XoB4qWgRSDlz5rzo+9bO3w0rom4QSmhPnxdR50S4I2ivXkF1B90VRGkOlSR1Cmm2LNguHkRwmkza+/ayqEF07ewpVHjwqT2XUgsWdEnVqrt2JpsmpBlVXdSqVfttfVn1/1s9nWyIdWLT6R/cuHLnypXAhe4UuT5gYIHRrZukv4Dl+f1L+G/hbvIkLV78l7Hiw/K6JR4MOLCID5XMkRGH1OVSo1XtvfG0kVBYq/qAmFvpTh2mG3w4i4MJc+EmIHzmAMEkFujGdWTMxVGlDh2xdsphfPBmoA66guEgjpG00GVLsugsEDkwgk8m7Oj6QBT4FeXuIUxbqvMH5JwVIP6sNrzRWj5Bnk+JUl3KlaxCC6XwySj/+ARWVjJ1pRVX7YC1noMMJrXUUuh8444FSaxQwwtRRNFhDR6qkEJ09lhgQxRydGDEClFkEWIWWeCQwmszIbRQESRIsEAZM5Qw1ldHwf9E021KUVWPPUSiY9uSRvrH1HUFeeUSkgjeKFpYUDWVVFQBKmVlT6l5KdVUYXolVmpXQRkgWApKpVBBCoFlFE83XoVmWQ4mGaFMMhl5XZuAXlfnmakR9KSdSy0U4YJdAajfjQTV8883CI7ZTgrDWXFDeCiJMgdLUdpDiBfmeKKBDwt9Qg5xo+TXjibUWbckQZoY0CqdQILlIEjnmGfUrl71Iw4Z/JxzQ1HfKLusO7Hy84EmCOU2xzn4EYSSFXOg2mSXoClFqjnVcftUm/IMx4cXkiCE5ro8JTlou48+yuCCCpJ1EHbXZSkThH3qmR92cpL1TVttfUMXwnTZlXBcYvD/lVhjgjEWmGCGQXaYYRg/pthj8kzmsWIwyHMDKfxwZp2C60KZ3zqX8CEUUrbZsw5EcLgRVa/mgLNOWPWQJQ89Og+1nj3EmgOHF+Dw0RtDYpTYxwfnGBCGPwl9Ag4lqHSjVFkmaUDEBiMYkE5UTK1mBSUC+QTuOeodag9Ic4zkD5Jf9TrHDfM9CZaU97Knb1VEYeGGPP/oC+dU+Y4VplRgItROPxb4UcOLNYBgAwgbuugCNT60dGIUSIDgYRYgmB5iDR1cAeRTS0zCowQzGFAlUgddhfiQR8VZNpqCtkTTUjAdJPPuW0Ylc6CEIkWkt+QyipRRTMp875f08kkvWe/y/4u4UbkiCbxLTq03r71BPoj4aAhCqeWEaxpkkL9dCTr8dWP2jia+4xelzxDysKlVQepwidbEAybYOocG3mYU9JCCJQWhWbhy4hKaUSIOrvJKPaDGh+r4CYBZyVLc1BYVfHHtG30I2iXW0aR6eEQm35DEGMxBijdE5QpvmEN8MBE9QrCmbVHpXpKaxB6b4CR7wOoSC+NxDnPwozNImpdSJuSkKOaPXWS6X5IAtL6UAUxNccoKreT0Eo98wy1mZBgaF4ZGMVCmL5bB2McmFrHF8KVjdZSjYhgzGcb4BTKGucESIyKCKxjlUFcQTt7gZp+IxGMq64BDaxL5jZzxQyAt/P9HNyBJGxsZBZAvO8fOrMIQe0BNatCJynQqQQZ5eMUdbEBLVIoQhx306BLy4FtszkGJSphnIe7RCBD0kSx3uAc+eTvTR+wTn/lYKXho2hKj4NSVFKyjcElhHpKi16ThrYub2ZQivvrBAhZZDlWd8ME3xACA0akgDF7Zhg049IIazKgf32DB5KLgAjf0CV4DIIIEyiCBEZTgCu8DmMyYt7uCeG+FtQOnqKbE0CD+7Rv4c5L73vY4MBnKi4ayir4Sh8UpDip/GoUSWHLHtzSlyST+0U/5yAWvv7krUA9KE1T+daBF1SuaCVrUStEyijicwwuekYo44jAbOLhqVD0cgo3/rlUqbXmuHdO5yUCyR7NKjEEVUApg0KDFuwotaiE+eA896pBFhdbDB7LhTEcKSRWaYAIIosBVMfE2n4Kk4waiiI8wJ1rI8aXAC3wAhauwNBOX8HAOGgHHIJcEF6OswwtDSEdMtHcdbSJJZkDk7MqkpDKfgNGnWimTT75UlE4s6y1oTJgaGbYXN3KsMBMLmWEG8zDKcIy3GLOtXyYjmMbAYBOZCAkl+EGJiFSEDPRAG2/mYw95jGGXR7vBOoYQBytoxKgucY9jd3MOMsQjHknjQ9rkUUiFTApoGqEN/J4iBg00Z2r+oKysvnQFGJT3Bjggxzn4cIbZgOMGmrgBPfhw/w7Hqo1BSjSZZYEwyLjpNX/fyGW1rvAU0Y5PeVchCkH6UqDdgVRNhwtSiWsKQAsgIEUa6MRx+qGUAbCTRJ9LgodqoAJ/AFAdGXJRB3zgk6+KQQU7kIAEHJCDTsRkw2Ki0nWKRNaOEqqb24xZf9Z3FqSor8tc/qqWr2evBGGPzB0mn/WUt6WUCpFWuwLSvRRUZnzViUsuCdSQnRJFPVPISTqRH56x3K2R4hQ0HywaGWZTCU+MwQtkAAd3dRaORaGEWm5j76hK5ZqCxCqCqQWO1lpCJ31oygA30IAQ1AXGZCnyHJe4GWq/oQpIFli6XIviAy9RCXLwrK44lA8YvwEUSv/MwQsiAIIGCFGh20SFVEWdFRizUzZ36EM2yqWEr5oLjiXO7X1bCpBIQVpiQEloP9rJrEivtx6E2DMtZmzLa+PNMDFIYrcUC8zH6giY4FasY/cermX8rTFJbKIdVwCOyd5bieVG0gf/kElhzcFwc8wG28GkUz9AQvE4jGEOC2eiRgwAg8yeCT2tcVtMbgM1UhggB16JVda64RIY4OAcNs9Wy0VggOQufDOX8EJGfmUUcZQq4cfyR12tUK2qla0979HrV2QKmi1qhc6PSoEmCnfaMftNi9nbHpldimt7iMEPK8iCCjKhrIVYiMb67FySWBwFHe+jUhWywBJchANCaMf/XVpJAQzq4INOBBFg/kIQCfM3pBUynn2LzY+aaOcuuY5wilDZ6U+txLtw3yksEt18iZ+UvZ6QcNDXXJ5HPZonS5W2X4Kyqe8iFT5vr7rJiB+zmD2opxKho9rn2IzEPy5xkadqIeiZQzxoFRP0nErI7oCgBd0FQXEZylmWMAcv3ZAqdv/QHumQhzh47FD2AkeE3WSeOowmCiBsopgZDtA3SI19SmCbJJsXTT30IY8UYAWlr</text:p>
      <text:p text:style-name="Standard">EaHP8RD0CwcP/DDx5nM0bXLjTgKAzKKaYndnRXeoXxQnPFJS72NO3RPWxCDW8ibB84FGwEcyERMvfWWbg1GvkXGYFzMCUrMx2CCTvxD/wDCwRIVYGvQww3oQ0HcRsY90u9pxHipl1EoxIX10A2Iww2wCj+8DBCQDVxABVIoESXAwUDwi4WQXSk9h09clbhkoAXggEjMgSV4wqc4gBd03MIV1Si4QdD0UlG4A9HVIDgMwRWc1YLljXYwRS4t02cAj5vBy52VnkHoQzUZzp+MRueRXhcZCpg4SIZsSAcgBAXaAwAggIykgIyZSDwhwcgBVVuxCNqRSGrpiTtMSZKAkfCQiRjRCVIMGRbR1I0Q4fsAUfGE1jclz42wmek9yfWQGe5lxYJUDwOSz6BkCa2I2vKYhbR9UZlVIFEECphBI+vsWftAkzBS1FyZBVmVnv+JXVSXIKNMICE93BUQwkGy5YdCrEZrOJBZnESpkAJUFcSqeBqUUBAqDIRR5I8AYh8fWFA/FcU/ME72fFjvsQYfkEEKtMM/+MxUKIc9ANLRyMPdJFIsokQgzWHV7OCWwQURCk8sFkUqNkQ8wAEpaMRy+coNbML2eJu4EZoVsR4vctFoGUrXEY2FOAjBuAW8fSBPYkJwBQYeVUZjeEwd7RFhYAFgtOBhlGDH4FZxcQ3krRuZ7MpNZRa3oFh7ANLRfaNW8E2V6IloxENJygf+MQVYZGEYXEGA7IRYoIOMleIV9EEceMI5OIAI+AC/mN6dlJ5cFUoQLcVK/Q6c3IYiQpP/FfoiQVBTNxgiMn7WUcgiWMiiNoneoZxIDdSABhzJ47idCnROVrBYDchBZlbIDhZBi+FA5+SOVQJmarTEq/RTFB2KZirJN3kk+zyIyvRMLgZRkbyN4/UNTAmKFXUUQdyJa2LRm0DJEVEFuMmmbCKjuLUkOtLe41DRmM0UduKibJrbVwUn7sVPnK3Vynhe5VkFWeWmJAbJTHjJT9nJu2SZNHFfBHoJa+JL/vjN5e2JVLYEk/glckrTuEldIRXSmSCJkTDOSuWifY7W38zJUYAWEEnPQ41JoHGNU4BnT1TFg9BJCxlMB/LkB3bCbv1WxzhGHyHGvglGcA0cwKkgU/6F/w72g5aQXoLoWfcNoVREyOKARLbIx+5hYGweKBawBjgU0P21gxhkYQ60S8AcFEx4hD1cARhEzRiEwaFIk57IDE/JyX5ICOIsFuIUpu8AjoGWzb0MjjWN50vmKG6mBi7y54+BgAbIlYyhQxGc3YxUxYm8ACcCTkHQGNq5E1ceKK55qUlchQf13TYip+O0BDeFxmeEGZTlSpX5YXmGWQMeXppRTy864+hlWfTwZpvRzv8MIzBCETZySZ3djqTyGTh5mGb1memFm3kS5PQECgDR2ZPk45G8SpNNSR56ZN3gamyyGWDqyWGuolUo6KFKG/ropkkMCb7kDo5+hmqGlqREUf8hqQ97/YltNt2ElNbYjZtHsZRNlZuFTslNNaSZ0adF1cNasBYbgOgHOky/cQy+pWhu7ese5dFwecxtOYYfoeAm7Im73Jp4KAl5fhNwdkncbCWEWKqDJkQ9hINmoIKrTFQ/lUJ9nZIssiVNIKI71EMK4AAfGIAIaKidsSfigGtxFmPuiJFH1gllcsWh/CNCYJ01OWiEaqMyGsk38Sr7bAeKiCZPbWaNRQeGtBgSJJBZRsgAtJgLkMhKIV7UnYm6Vh3f5I+NUKtZfBP7iFGQiMXi/U1vYpT4fB2yIqsElqvbtq10yub3sIsgfmn9XBFLtaZhZlG4hmeDvt5MUSOnqlb/m5CiaWkqTHFj5dkIa/aD+gwK4mApaDzIefZEKpIi96ns20hKk3LuE4GUn2iPT5Xn+RSeST1jOB0FbUbg28Snr2qWTsBP4S0grUQorXgW9Dxm+6isKeqog1RggpLbnGRgwXwovcbbbPWRY8SRcPkrHrHgxQClb3GMZFzMU8KJTFUPNXYfN64afRQTHyRSgjLPmEzSDVRC+M7HbRwEv6AlVraumZ2WBYABDqWsBQLayvjiS3lprTrqXEGFu9SU/91shYiYgUzZso4tnYnU7zAphuAYZnqFf6iT1HbOUoBO0xpRVJTdhqgAMailz0ZHb3KqFYaPYAqLmbLUXDkw0EYR/5N0y5ZMFO04zklxrZ9VXU+ZqhY9oLwgE+N5LSsu3tblng6bT7cAYnK6atgelPpk1k0ZD5h1XkdVUWe1mWuK0X26z43kTtd+ETr4i1SKio22K3vsnoRw7lXgXraalK7opxgpq0VNJ+06J5UALblBiYE66/v4sO+mngoT527yhNfFV2AOZwXaGVrYUxmx1sEcb7yFoAo2Bh9ZzGQEF7+VYCVnDMS8KPVSjDBp0xW7JkUtCslp0UZZXS5F1yza2bqwEJIABxUSZilOIHNITQ6sDlP4QDbJKBt/Qz/0Q8k6xy0PVuSKbucFb2O+i8xm47e1T1kNJE9RkzWdspxtRRmf2f8kpi1TSM7ZdQAhqIOQyUSGdAgOCCqGgEBoasArocMVqIOPJcFlJtuU8Us7pIMbYMEhHme9mJ7XOmhtUiNU4KZfsqKV1E2Wzajusd4cd56J4W2bxu0xImIKj1WWkRjeJk5ZvRT3XSi9xJ7yBAqOciohi27h5rAziqea6BkXXwk2TqIXr0zpuuzH/uwyQl7iiUoJA1Hi3JSmFq6RqMxMVJFBEIW4sq02RUWYsEnhccVuCmOksLTM/HMV//NvkmeClhvXMU68LMTAyOtOOjIa2cNtMWVlsGBvBUZiQAYfIWXArSAd1dYmjN1ifUkz70pofdD/5kevxAcI8038foM8AAH/RXhCJbSNdCmLW5aND3TAB1jBGCwpUh/HEyX2XDFEPTC2N4zBKQkR6pFQo3D0oVK0pUYI5P1t6J4PXjOFAYfuuMX0SjVO4BKJGLDIC0ytTCjHOH+IbRcEBsPA6lTKhaxTDSCBG9hehYgBGBxZkuWA3VUPTULKLjJ0kFQZ/UimMeYnKO9mrUZ3l2Jopy4INqOZ3P5wK4/qZomq9NSuzx4HsBrxXrpPTlERQRoeSMXw+7jk7LWwSiVnZGZJd7Zyz/wl6gnrU0+JTJUPTz0zXoMY5wIRN4Eee+6Jar0mAAUiyVFRmsCELIrdYlFuC6eG81hRiXBeayqgILee32juaBBw/wfxZve4xSKD9WuJQSbvKwry1lh/DCWf9Ypicm25YDfoYH8SKlJHCtsm66pR5cMmkpaNrTsATc8dnbJQStTtYC0bwCosC3uxdwZmIAvBJWNbgTe8ATHQpDGaGegaimPatTR+LvtktECPns4azlpFk+y6FHiG2fa2A2imDmosLenoGDUoigWgs2hCaT2IAWhmQQfsw3G+So4sQED5yBVixaM854Bv8e3WDkC7pylyttmm9Jow4FptFCBKNLmmOZmIm+Z9VGol56uPK4lLcIdldLqyLSxWWRXz70nfHlBZj5z1UxMvbu6Cj4Nyq52VcB5qlCnKIqTi5pTJlWcHInp3o/8EH16d/4lr8mqWgPdGm49DSUmJQ4pGm0l43hTuTvUPfy1GxXfCmmcH9bShoDD0FAwHyvga/asc7RHETC8eZfLAUowdiSBlxLWiQAmeb5iUoVTlXl4y7QZ+gInN9oM8QBIfmCNqHE/c4QApgAM4kMIckILNbZsnkIJmy5gPxGUckAHLkwEqNLbSeUMJCNlIy6TnzYvrJQ7jJkWZCvAzEjCQ9F4hRrF4cMlrJ+xuggmG0LblmM7c1QDmyIgq7MSPzR0IqMAALAE6uwgGpAAhxYxLdMAELMABDNQYHAfYP9MVz55epjlHdSukErMWP6hmXVHiwRkhf3eakTbw4vC36fD/5CVj7ixeetemcgIOs6Nnt2wY42PrhyH+7BXzH5sYn3VFbvr3m8FwqHfx8bSZMy3e2MZXcBKNnDn3QtUxk7CmWAi1T8en5YOuoigJhUzFZH/uGAN1GBVaHkp376RYS7cLr8sPh4lbBY4qGa2FTuL7vIlMJktG4EUGHPmFJfMWbjm/x8ARyPDbJ8MmihV43wVisy6iz7oqvYt6Hv5yChAVDlELDqnEglmBFjKElG4b+2fLp6CsD9D8E09qK27eSgFEP3vfBtqrh86dPYHq7DFEV1BgRHsIBbZjONGdxYbt7OlbJ+9fQ4Po6o1sh5CkwpEHD3LkWNHeyZfovllIUiNL/5YaUaKAcFMEQQ0VKdQ9tGDjhc4sK3i+iCI0k7uHEydqLEJCQtYZJV7aq+quX8aLBBkeTEjWYEGCLWOik4kS49SHaBlKPUjVrVt17cD2RcjXXt/AIqkWlovXcMKHiyc+rDu1MNWuXqsuPulVoFfIhx1i7suXYsyYewUzfJxQ6tmCLPNa5BtWY0LSG0nD/rz3tFyOrM3mVS21KlXgl8Ea5tj5IUeCAu9KfrhQJd6EGMNuzHjY616FgsW6bjtYe+aULKmqEy+ybMqHikWmVlmxs2nX7gWuXZ1yLUn9Jd/KbHt5PcK+gu81wbBrq56ivumEDQa/+QfCCCWckMIKJcREnv8MNZSnmww71PDDDevwcEMOS9wwxBPlyaSdB70q8KSSwsoMs4I4Wu+lhJhj7DSRqrNrPYGmWqgkC3DgwxxRzOFjDnOcdFIUA8JAyB0xwPDEHCuyPMcAMurwB50wE4oRoZEigw23HAUsTCAdEdQMtb/iGu3G7xjCwg2QvkPsOuEONA09lIDrZ0EWBgCBJxBUSMceC4Iaaj0xWAAgCRByiiILRS0gpp5vOh1pOnW+WWISCWaQ8rG7GFMpuSGdi2wqQN2LUaX8avTPq/ymM+zFxYRUqLU0b5sPTdf04ms+/4rtKyxB90OpJIYIApK3lJgrCDG34rqIMZgqau2wzXZl7Dn/Vs0Nl9dv5yPXOTcHTC0i+gLbz8eVRFpvKoLQkuo4tdqaUbM6pV1psV1/lQteVmWr07LirHsLsZZSUta9i2CL7lVuEeM13NTK9Bg1gONtNjvNKKsqTdxybSfBBhdkw8KYZZ6Z5pptrtCHkOBkF+EZ2UsYHYvv/UwliN/zymGVi0Onn6nUBFhfdfiNKbaqfPDBHU+/IahbqvQljFw3yWSNX0G9Pjo00KhLLccUNOkmpIFZm6gktvKT2L+uQEtwsCvYUOdvg6YTcy6SvpHanXri3LkyjRqzx4dOtIaT2IXrqk5pn0X+T6XOBs91XtmwHZLZ0ikKOc5dOTaZV7AReyxb/8mKXvVXAOtkHaPXkSXtL2191ghQWekt6ev67ivJPbMIJj4t+9xj7G5QVQKysJOmizc4xqw/bEfljHNruMLqEq7Z6zhCzFjgK8e1Lv/knjc7hhMiT1XFyuyM4vIC83li/Jr3l3n80VZ/wEWZ8TltL8dKGe7m0hB9MQiCN5PgPzpxBX9Y0AcW9Ic/7OEPH2zwgxrUoAcx0cENdjCEG7zgCT2owRBm0B//ME+N7PO1y5xNIlNDC64cgx5Q3e8y2qnRizJSkjL9CjjqKEpRAvQWjzVNLnUrE0ECtp1k4Qs4h7GeaHaENDnBBTZO6+FEsACDUfxDW8bJ4pxWNT7hbWc07v9Qh6oCYx7rXWZa6PDB+RozxxbVwwcFUYxMfECSdpxEamFkXRrNRaPz+AlkKNlNXubmO3N9bVWbOV9eGqeQlK2vNt2xImn68xlTOmt+gpReb6olMfIc7FXPq54lJ4OXTLInXY2ElcnIJRNSZpIqbeLkbTxTJrqJhHkM8V5vSvYQ8mSRlZYEWGVEp6uplI0yh0mYkIbTNYCdDkARo+R7xBK65xTnV69b3ep6GEnUtGdz/CvZxo71mSEd5BsNYgMxYDZBf/4ToDOblxEZCK8+iQ58urkfRDjXKogtrTgDQw5x9KO3mIxpoeerTlv6VC66mS1cePuf8qDTmeVQ56IFU9//dsKSgo+E5HTVAV8YYVQcAvqSl5eMztSMKRFyEXROcHQIcDbCJ80Z9C+XMyhNudjULBLVmT60i/h2V6DyYQ40omsdutjVGf3hkl0S6Uq3LOOqgibGOmjaSGsy4peKieRrUnylvXQ10IE+izxfu4j+mGfNLZ5HP0VLYGVmuUbRnLQ5YXoNZTIDMgMCpoAOhahrPjnMosYGeCbrqL3mBrbPHc1x4ElWeIYVymKBS29M21OA9nosK3YHqrkjyzdaBEHJBRS3uQUo12hD2VoeUSUEfebR2gOt9oSusdy03SrTaDaHOA4+RdVLjcpy1xfV6j4lk0pY60Wr3G3PisGcZ3LE//HS1WoEYRxzLOx8m7ydbTGBmU1gSd6lLd7CZLpfWSx2aueqVmVTdLlxk93MNEBtOfPA9OxV9ji3rGKFklgXBZgv1+eeSA43j8q72zgJ4h/+enGNDrXkOjXLsxr9ikbYwY5vObmZXuloYUmD3xTtipZroQVfoCMokMrmkmMtJlqD2ReQtwqn/SmsXAOsDUbUtjEbWct0Wp0RI8OW00UWRnRZ/lhSFzuywbGnl/a8oadIsk825FO3aVbzzBS5SLbFF1Ao7dpjLNo41Z5vsAclWYvh2lT0FqQzJf2omxSbLx9urMPaol+Ztsee5QznqT8iUGrwpKeBTY01Y3tyaptsGf9WTWyteL5VXP7cOc0g73TFfByXSxMbrCpVIrE+GlE1Bmgf3uXNVnVrVmMDF2CqmHVe9ZiVyyXr26mWwbA0ZqzQU7lQ00lpoTves4pHV0GWKZp5tTZj4tRXW4sHQFPrnm7QV6auEbhgEvkKKlVa1svo7bnDEnM7ZfLWNt5obM/KHTAb/LOYtjVevhVWl//TGrSpE8zpExbJcjcwkpinQRFc88QpLsNjRu9g7PGeMJP5n7cOOcDE4SaNMBuenQ1HO8mZjYEDhm1kuns8o0MoYqDTleZ89Ji28/X0XKonjTbTyNnS8iBNWVyCcmubIQ9YOTFK0INphFZsySQfUcxYI1v/+GPzIhOtqEhLmF+55YQFLSkXDttisbRopuRf6sz5zJRUd6qJzvSIaR4Xolrdp63bZWxNlvfbsXN/5ktwuDjCYxsVF2nrIiZ2mXkvkxhdduq6zm+K67HCcxWSY+0m10enPMgU5qTRo8vZIMYuw3Ksh8EzZ66JFnBaW5lOBqfbA8/MoIrfPs3Gip0o1RqgBFNTvFVXl8KU6xjofrWipmayxuiyrrb8V5VgxmFwV6N1HzaQigURFHSZLhAsmDdooU4TSwE+O5ySa/gIptUNBxkd3tkZmn8p574bXlXTlM/V2zxarH0jHMSA/NpUI67eTnqGDPYwj0e0y8RuRZowJsk+/+12aq1Hyi4w4M0iyofGWgmv7AuAtizb8IqhGq7P6KdehkiSOLCXWCePqoehmkOZDqyc3sijUMuSykbbmOdX5GM0ZuxkGG5HtC13Vqfegih0qsqmIAzCzK/BRAPYAMUySMv+RNDh6qEf6kGftgb3sjCgqEjtlsZ1GAothstnkOm4JhDPiMN2dNDD2oPCSOeGbogqlEfDWs54bAXxUpAhvoW+gEyMxsxkws0jfG56IsOrCmb19Gs2LozZjA/Omu0Jzcl7rIymTI6eNqlO+ovtsO6dxo15emUyLAkBb6i/YOSTyi7C1MW03Irduk0/foMACYwt0u97FkqTVouBssmA1v9J3RwQF6+pqIbPMMqKx6zFnMhPfQZL0WwtxxgKUKquK9SKd1LH3Lbo15CGqcAoLciGA0MML2TEX+qqh1KrdTSGXexuoYSndCLMJd7P3LLFokQuQRaEn2xPC+tRgtJpVS5ryVwnnJDN08pFWYhLiCYrfFRPgIIw1YJkqYiq6hrogFSw4AJIkg7Nfwatz45pYE6i5+JG6/znB4nRW6QPtTBG7hIjOXZqo74FbKrlqbTrd6IRqyznxPaPJuPDMHrDY4Is7kaqz6YKOYoM7Hwxzj4vODjt4EywToiQ287xYZSGYtaOXjaMN1rQf/JoGFvJJHzDuQBIlUTRT7oCrPYkPbb/S7zQzfryT6pmyc58LMhu7Bv5pHfUJkzEC2yizn+Wkb+OUKpeksJKy6LEyuAwjyIvisJCiSkjSl/06bYqpBM6wR4fM0LSQ9ugIwGNZw5RrW5oY/UWCptmqHdQppOEBJxcC2WWS3bCkMY8MSqNrBCpi3N465gA8tQ8TSTaIRBDwongMqciaZQAQ/WoZxrFrGLSkAxppRbTh8/cUbw8KgClTRMVDTpVRRwDM6doM8FGC5Ta67Qo5gJLo/K+UxuDrDeWiQbH6kzsDnduqBxdbClxJzjAbZcKBi4CErDwYoumhRmP7CWPzCuZ5/XUz/HgM9Z27a005vJ2yTMWi6I4i8bI/0QkKQMW7xJ+zA9dvvDzBMw5/61yBrRZxigfb2oqqBAsXKZBLMQfWgQyH5OOpONd6g0Xo6OsHic0C67e5GStAg90tGwP2chAcDQaYxRGcbIXGWqS/LP/uIU8ECwnDS0PRaK8LG0wPnKZHi+6vicmdKYKDU2YSgxt2uq/xCQOWxEuIG8qUXN+UrMBZQ0mPGdVdJLGljSAbA01D5DYYgeVdklNlRCWLlEyYuutLOzBfrE3JXPapjLTvlFMfXJ5Ho9W0HE8HhWbOKkj58k+zWYFPQ2xmI1WFFWWCMvg6rAhOOw+pO9ybFFSx/QHCYaNeMl8vNOgfKs3mYUm87RO/a+1kP/ltSjrOxNojghFn/jJQq4gkOoBBlJUC8HnFMHK0Z6FWjIwJYbuuP5rIMEN5vDtl5ClYaj1aDDTuIqtA0umKHKqTWaHoBroJH8l+2SKI26z4O7O8ebSWejErbSPCbGlXqptOCWDUI3H0ygMRhF0TxrS1twIPCCxoiRU1t7zRVflDRlR4LQT4GArbxQoq77TnSD1FfnQGwOy9NhEBE0M2KozFw9kgF5F6MbUwHxMCF9ONcZV7giw4ILDPtgUdCjTXLhzNhJx2apI+oKv9exOrbpjGzGvJG2oHb11k3DxJ+UzyypPQ+WNQ+3nQb2uX1pkRBuzRHHGguyhE37BWHGPtwz/sTetyMV48ZEKjWMV6EY9k0C3TCR/huGi8Q6T8mwWZ1USzXvqStCiquvcdA9VJcjYFVDIJFOlyCVcx3fI7B++wT0+ql+wLP38gleIyiqXTQCXR0znUDWKsjxrMBe70W0JsFm1TaL2ZGFP99cCjJeMEjA/kcGCSH7uVFZs40e4E2rNrgvTp7R8CC1qqKnIQ/Ukk1klFYlaDKq8J1UQd5K8B18m6UyHTS4STCKip0mpd0JTz3XDSasoaXiYjRA9I2hRojaWjBRZl3OS1k6/yj7Np+w4U+XUgkHmMVgzKIOugBi+tuKqwz5s1vEG5muopcbSQsDacYgcxmGuE1zkCrtO/zJsORZQWKnlok7mENc1/QM21YO4AssLNXId4KZdIyO2sLeeULYe0uEjAilu34S3TkMUzW4HKVT3KrRrkJLIfrMMO7Jo8a5e825l35dZkPBhIxY5cySzClTaUoUAd4gMh68//jVGhzIo09f0VMzH6LaNHE+8CMg9tcUV2SI9kLdS+VSv9AdAA8057C+rykfBwIvcJg2/ZDJNEpiA/0+FF5h1ZDHYNmYCfej+cHd9yEkuw1I1ySRXaCufIKifKASFrmAu7QF/J+6AUarLzIeBGOZcztj8FmiwNjmNHQuYIG0+dVZ0jAZdo5WO9fB/ymZ7k1R6qGcQzaIdKo0jB+xgF/+tTrJITfRFlmtzk9lE8EQuLE+waZHU2uxjDi8NgycWRLeI/gbNWXTS2sLTv1D3FsvRk5vK2Mqz3F7kuVLvEIeTmEzuqB6spmpqEguEj38IB6nvf7NONaaySZnzBefJLUXH86yOLVzwTQwvH6GP88Z4Nwb2C+XjwG7nrWoEK+mvHXG38h72tYavdXkRKL35CestUGFnrbJmIA55QUzUHvYBcoT1Ch55zRbCO3IM6fpsjN1OrlZxl24kI5jMZFH5a06qSaEj+BSmJ5OZezsxXuF1EFEZenI6R/lMHVLgE84IXGKrtcpDQYcNj9zBbTw4nPJ5oYEoW+2pAkdSppxs</text:p>
      <text:p text:style-name="Standard">Mab/ebmUNJ2HGbtAtShvls/6+Xx2rRTL95OEtorX64gL1p4LsG5LVl1ocGO4aTCAza8xz7Bad5pNuRab5iSUTbzGMj8TrWfz7iP/88nYw5H8Uqn6ueXIkpbIT93AOZsbz8VC700QGzDVSzru9E/HOR3JV16viatsTlvyMB4lR58spINq+yFiiKTTrOvSSrDEkXXU85IVlog1GXbXJtVqTVxgeqt1NXnxy1yUp6lzjgONtNGIrDmgm16ho8PsYZfhB0ZmimhKGyyBq4zOiG3+sw09zEt5pX6cVtPwydoMTzyrlUYN7vW6UapacQTfMp6/g2Rr9WQtj2phOLIIS4gSyp0s/5Z2UaOUHMwvu4OUbGpeLezaYvEt9+W4jPlZifcrnXo1kze2Nq7AbBBa2LPvTg1zkYf6jBjLQi3BnpOGMHeekI7Vei3XrtXknhG0+A0BB1PhKueqRUNULKJB5LdCapuD6De30wycxMezBOWowKl9hIUpDyS5UCo4ZPbCp28ZZweSntVMyJVevFk5XzASDQ0gDW1q4iIF+kCpCdkQb+l32kklGXcja8S1MOfqPhNZ3y99BHJIt4rqllOAC1ZWfMh4JFjEBr0+f1s+YA3CITaIJ9bQ8/tPaSyP+uW+YJhC3ZGi9U7BTBxVZ5Uuhw1BBVvBXPau+iWxFmkNLXNMicqLKf8DmMl5YWLnxAdlVuEai0LD2FSpHDeNSNElr6/sIjBUwCSd7GCEnFLYybZOTFtkIBDZMStEpDPotpdctxJLVnMEGGuxa1yMY3c3z2AXqfQuOYiq25XmUV+dD019qNmy+l5wlQNrwzf3tRlKcK2RfasKmCSmZNaiH3Y5zvaNiAtIcoWRtd3jZbVtw6Sid61Lm5uYmY/W1jxmyLwNk0RjiABchln0izNbsHV8ff/LO8fHiOUtbcBbc0yxrUnLbW8NuFK1pjfzTFmyxfhono8n+pKqF0V8hREEuEJWKxdNGxvtuEIsYfzjOXH5UZnn0xl+VLNuw7yniZnYsgEP+QIGCiH/3E+WznA6hUQthH6F1StyRttxy3jOw9RPI8phq7dURvXKUeRkGvpE79voNajSuu2wzVXIcw+h98Sb1DhR3Fud+Za5O0+wlEVNb1muaZow4qiTGjcpdrrYNGSWDqtiT2WbeZ1OMsubC9WGjinX3l9m1BMB1ufNA15S8WEhjNf1B9lvuNvSQqzhU8fF6l9jaUy3uFY/b+Z3vIUJmGT/EmDvs8+0+8ryQiW5kmb7R7JfTgPdBden5+p7m5IR79d3ZGoZNfnw8bryjrVPzmlZD7Vt4xTl1ch4xhtZeWum3cyqXZFbqOzTHrdo3BsJxMt/m3sW9i8Bwl07de3c9XOHzqA9/3sE7SU8+HAhOokU2zl0t/DgwXboBhZEV89ePZAd7fVbaNKhvW/2ECJUqZLlyZMhWbJEaNHlRJIhJ47EiHBkRoYiO6pLoUnev4seTQo0KHAizI4kKdo02U7fOqUuKRJNWfAkR44MP0q0mHCnzpEjObLlKXJl0aBEWaqTO3GmvbEl9Vq8e5EiyJZpMX5LWFfuW7IpHVr06lWqZMESMbLdm1Kv2L6ZqTpMSNZoWZ2kid49HVbgXYUWPRKEuvG1RtWpNQbuiluu48FXexMlzTM4xpNDJ+KMKfcmYtQ7VZaUGXfiXZqIGUuFmTIo3LcvEXc9LRgjQao/CQMfyjLk24Xg2f8TvWzXdNG2wS1uHpty8uSpzlWKp2jbbBsFJplCUH3zTSdsdPLNPw4+6KA9/tizDzoW+gNhhhpuyGGHHn7ooW1o/QdYYQ9BNVBZr53o0XdE7VdSWRcRVxJdvt0FHWD+RYbdaiTR5VhKbwllXn9BTrfXYBQRqddENyV5llZKQflVc6DJ1pVRBU1VjzribPWPfckl+Z90v500UYsRNWWde5BZqRKajXk2V5HgAedWSunFiRlxmVFmnIqjnagRQYa2GJtrTU3mI1B2/ubdYBzRlSaf95WEn5zNEadOWv3BeR2oMLGU6Z9oQkUZdlJphpmqu2lnWUl3EblqkmLSdVmJGDn/SWatOM7HG1FyAooZdH6RJ5ecLw0lFlhydYedXHy1ReWmtl5XIkqNLtfSbIqieCiWmkEllY7l6pksYfUcVs+C3yzI4RU+yCuvhCDei2+++r7kEn72sRajlWipFJpzpaampkIRDZofZH6C5lSAsNE2nnUDx7fsdcYqNthdkyLGK0u8+hjSqz/a82U3S/3qVrBw8rWrkB1nBaZOKIHWV1RiCrrTY7ryZNA3Cn3Tzkm+lffaaN1a6qy/Nfpn5U8mlmdjXHoVB+V1rurHo2/HssqXmKdWeuWg/wFlIlCJitdaR7S9nehrLbpWWdryMXYVfGN21VY/9bTTFoIvMSanx1Kl/8dtlgM3l6fRlSUp9WPN9TcpsJdJvRBu3F4HG7DAlSnkmCL/phJ4eRfWUrqI03ew1q7zCBmkKDUloFNT7YpWPf0k6C4bHM7rgz8Tyatv8cYff6xpnkKKIrlPpdj8QY+CSpZCMqa5GqIu2WZmgVzDNGvHRS00rcupQ8unx+hKVjJVFwtLfkcpgImZmV5pv9y/LzpG0JeSLCWWQ5npLsbJ31mcNxPrNecKALDBEq6AIFpVpCR5SV+dtlUaJEGnJii5D9MYZRroQS82cSvIt9YGI7SpUD5nq86P6CSnUh2LL/wZG7TgxB9RQQ4snBnLaoYFo5v9i1cO8UE7ENSOv3SrX/+iGQ/B3Ies8KnHU4hxSEhOoqOTaIeD3GlYqPi0Mb8k53UEs9WfyjO5nYRkWmbcj9gIxB8Xbc8g4SphuBQFFkOVrkeOQZHbHiI0BL2LGJ343T7sUa95HW+RjPTQio7TLNplDSYF84zAoIiwR5KlISeqoMAoQhunsElu4BrYExeCMa6xLi5XwQnqrDgYXv2HSJUDDxbcMKXwtQxzUtkZYjYTkum4Q0pLqRJ7xBSWazFsKF9RzF7E4IcV1EAOKtiHOrYol0aNcHC1kuG1Ppa5qKEufLMkCTL5VMGtpYo/QVqdqf7kzQAKcY6C+hzpsgeupY2llHDrZ8LUkrgqZgcuvrn/SolEEAN43EMQCoUHHRqADiT1EmSYmRULq+hJyg3GcWZqmSthNxRcBSckMWuhzch3Rz02an/o0tsA9yjFbN5tMFzsIZ2+mCqcNqc9edFZ58wCtezYZEEK8t2GJITUK6ADQ41sqlPJ8jESwbQl+JsYVeW20oxNkKozOuBopCdA58TsIqJS45h+labnAMs9nVJVTjjDkiX1jE7xCZs75jclxmRsnylCjRMVh0p7EHOjodwcC2Oo0iGK1QJJqEENsuACN3yjJ/ejIDNPphypylFmeYqrTYdiHRclbbS1eYodFcVTimDwUduCJWUH5qcZcqZJ/eEUYXhU1sjgh1Q8/BdE/xpjJJw25QYxuMNCjxuBBvhAi7PpaYos2Tbf9iufBLyttJanxNWRRDmLcxV1wmbG+KSxg71l5W33c12LUKtNFfQhscxEGu0JiGKZRFjOnmvdAkZMIdIDiUYWRFQOIVV4PliIUw/MSPBENzM68+JZvNIPrl1KeyOUjs+2FGF3qOOaKejAB6xggDqgSJTjIVo93CEGD1vhHCEuWJB8Ui7PCoVUajVoSni6ngvqhir/MQkW+jCKf1jYbdKLGRRvxrq0vOVLUwJVgzfCGZ4VZzjrqsc/iMaCJKwgCjVQQQqI4c74hEtGWAObTcFJUSsy74WGwUypMqopYrGzmyM14xsnvP8XBQqKtKshXQaX2KKy5IVIcd2ToTkWzCr9uTnlOR0Hr6JGQoggAUpIQAJOcIeH4gXJ/XmSmBnSIFS2AwsliEByoZPMFAXGceoL7lmWF1fdjG41VxCBASLABFUnMJnWrRtCrPXoHYNuLTR9pejm880530zZQcwS+VgjG9sVCJbu+MbuFEQMNjToqBOaEFIRDO7iQdmegQHPFBONuDbvyUWf2s3SIkLEheQDDB84hxU8MYY6AFSsLSFaO2BwiXPMgcV1wOpHoqIu9v2jfT2eihLbJsHRNUuWPHTHXemn3wrO5jd0c4+ehXZLpXBx087+juRSQ1UnObEsjK0BCNwQS8r/tOnGMkUaa++WrsukFT+VGht4sgd0QB9qYhReqX50stI77Y8uNIIt08zsSwAthNCbbrdO3bzRb8qtVkHs0Ucm4oNOdKIexG1Ccn3QEEgj2908ZKVdEHoCDjTgG+Axk+O0mD6CIlt9CAos+KK7hzEIgg5B8HWnibYSPdpKNeeNzCpRzTXf5lC1qRPXxDbCz/mKSEtt3V+giNzgQa8EwAqKF/CUaq9wqx5EEu9txTBFvcnRyGDuw1LCqlc9LVo7BfT2xjl+D+IwXGHXALumPSyAAyvMQfkhtuSr9ES0K6/rM0keElGierjoxGUtr2ZiO/y3lLagqrptnyt9AtuWowB5/ykv42/ElLmiVzvTSSZ+jKA/kitkPymGdH6j05Z1Q1JTTjrRGs4iJweIW8s2XqWiN06DTLPlfvlDT6NlHgHFNmNWXZ61EnoTbDdCUey2R8rBgcGCJgUxfdf0DQiVaQ3QKxIRcYnBRLqxEEMQA4KQXP2AH9QCgMhyHLCTVstSIg0iFHUXePdAeO0FessmRD6yGxbhaOfyM+o2FwB1OWNCQ+P1XiCFLcbkEaCXQJMxXegQSArCIIXEbcBjD4q0emvIITC2QoHyc2NSHhwkUjbng1CiMNajDv2QYh/mDQYgBDdwCZ5gAKsQYeFBUWKgAaRwDnEABwS3IiTVU9iCCV5ACf/nEA+Po1VPNBzo4hxC4T7IYTilQ0xGEkDQcyVbAoCqln0hFyZv0xzOdieI1VeohA6f8AF8AAqSgHqo5A5sACPdNVex0maidXPfFSxBshnKKB7cghpsA42nRV9xWF3TRo3yoSvXZ1lNxzTgxSrRIk/1MAr0gA/0IA/jhVOUhC5+IUBOl4DwVTrrUjT28A7FdXZ8hxIcQz4P9ksG4Qb0YA4toANm1wBatFPruD9YdGw2Jj0m0QfkYA5wIA5mtBEpAAr3gGs+0ELFIQ9kcA7mwA9kIA6udHDGNBm8lSdRtyoCAVw4VBhzY3kIc3kzeR/x12sggygNM1liiCAAJmDdhg7/SuUDbEiUDyIvQVMPhDAEcEAK5uCUVgAOZBAP/nBEjAETcRZnoHVH+ZSHm/QX9QADcWAFYyAC7gAD9dZ8K9EH4ACS5lAJbmkOVkAEO8APJTAEcXAOY2CI7taQwWEPhOAFfICJWectj3QqK7ErbGET3yAPcDAHcDAK1jMpTWEPWAADQeY2tThRlbRbfCIOccAHTmkORKADLcAK4AAE+nBArHJFVCKD/gVcmkAOlSCRgdQOPrBcFmYQD+cO6yJItoiD/aAOQhFhTqg7f5NnnfJb6gBBjuGbdBdIvblJ1sYeG7YXLIGb4FRJJ4Z4FiI0D+ZB2lUqnWJtuyM0u1MPf5MQ/52yhwfhD25ABuDAB3xQCZVwDnDwBikQYSDjJBZSNE7UDwppIe7gBuVQCeYoEht2E2wwnIJjYrrjDlfQKRq2F/HgCaLgBViQOt+pD4FpDua4YSe2h2vUETuJGesQnzsgA1tAABUwBjegD0pmJiaGIBF2GMUpnBZSD3VwCZUgkPAQAQHgA+ggnDh4RHsBW+xyGNdknijjBWwpmudADyJwBdqGDutgAHMQBxpabRcxpEXYBEEwD14gpVTKLgmxDlDqlGMgCbphOP9iQklDVt1BMlMHEofhD0spcPzglFE5ldTCNYHabnfIhNjjQ124JfzWECP6Lp2QbWaoId2Whml4Bf9FaakqkQ5vAA6UUAmUAJKe6pTncAOVehPNBYttxh1BdEkpx1UJQTQpoAEisA982AdoGQYSoQmXwKf8wKv8QAlEsAAHUAZjAAPJ13yqiCZEEiQdag6YGFS6lX00ojsuGFdDcA78MJg2Uy4DgRRNxoy12Dybg4rdMAYgyastgK74wKfnMAQaWUBoM6cc0Xd0t3HVlaYhEAJSkAVc5lhdlgkmehEAgAByAAMt12UpIAYAkARc1gEQ1D4WoLAgUANREAUv0GUw0JxkQRztcAUDAALSNLEvULFRkAUgoAE2oQ6TxVggkAVZ4HIaMHy9wniA0wEhIAFTkAAX0CklyYRxdCb/vXkFZHAHHCACCNUETZCzPiAEJ0CQF7AO9PCWTkkJMyADBGC1BNAEHHABxMGg9hB4QNoA7VAHBgAPd3AHEaAEYZBE8gCQcLAOYogFS3u099AECnUPC5VcCfGL/+AOmmAATXAPI2C1FZADP/SXN/CRlxAO7VAIBmCDytU9MrIOcOCUfDAFMkABvFABlsAPcCAPjWFtWCACUMC0DRV3OXBEJuYGVlABV1sBRxsJdwsP8GAKQxsAVxGg7lAHCdAEd9AEJxABOSsOHkoJvFoJ/FAJhjAFAykIgTu4CSARVzAGJ0C3drtQrWu1MlABKDB39jAKlMsHcDAEQJCad8pjnrcp/+akVleIF5iAuObgqZ3aqaF6A962ld4SPf5ke2aUaPoVVN4iKyJhE2QIL9yWVEtlqUSJSp8pmuZADmTgBV7wiM16A4SANQ2jjKlSmPW1PV21MGmxh+0gBmf5h6vgE/EAkVEJBF4ABHGwAwewATNgBR2AA3+obxqLEWqWWYDZrGUpM0NSNu7xDZuwlKm5qP/QmBH5uTsEHRNRigL4RG3CKiRpD6oQB80aB0AwBnOwfFE6BP5ALXrBW8ZhopIABPTQB/JkD/FgAPhqAivwAlkgslnQAZmwkhE2AAPbAQvbrx0gsCQbBXIAswH6DSywBNJEsS7rWC6rAoSwGtbZDhaAAP8hy2Uua8kvgAQaEGERZsgSS7EvYLEv8HKpQ4tFQALBWgYzUAK401uZ9yd7wZxjcA8MkABQYFxG2AByCw9NQAdQYAWc2qyVMAVVYLUs2qJmpwQiAARwoAntkAKyTHhj0AQM1bt0ywA50A+NSQkI+gYxcLSze8vVi5EFKUjdYADV2wTETABV0AY5W60f6QntKgmOCw+Pi4Ox1A6ZgLieygee0AJlUAVVYAaVwAeoMAooMQpe8AFnoFDNe7d0y8tKoLPXNLbY26INRbcPvQZa2wlqcQVCMJB2GwmR0ARtcAJW0KdjAARk8AE6MLgmfQ+tuwVPkAADegWgYAoPXbe9WwH/6lwFYGsRQ+CUXjCRk7UQqnDGmXiKpuUocPg4UgQSowCafNqsEEwG9HAOlSAK9ftisZNbVudraZEzSy1PsehJQ8Ug7/KTSFVglZrAa+gP/iAP5SqYInkzE9GRb9Cc5GReP1dacjYZI+KVKhFMf/MSZ8liYTCk9rAOEEkG3YASZ7kDM6ADpBAHuTgGhTs+VTFXFtGhfDAHGpBxbwI5MWKt/OAFqpkmO5mBXpE96FCKsFeSFFN5S1N57TAK5UoOmlAPUvKe5RCacOAGe5QxndN3zMqug+MQa6kFJAACCGADSSCxWeBlxEAi6pDHNbAC0vSxovyxKzDdOJACuNkPLGAE/1vmcjZgA54cyEsAQH9hAZ5cAw4k3RVbsksAA+mgRea9ZSXbAQPQWKA8ylP3FerQAROwAGUgATOQALBiIlYnVX7DBkILvDoQAUzbBFAQAWZ3Aj1dATHADnGwCn1gAG3gu6ZWASNQAfXsCE2g1aJtAWNgCkfbBAMZAaQ7zWsg0Wz7oXWgATXouxyQAAbAtAMJBQnQAAEQoPbQuCZ+tBHg0gSgvcF7Ad+Qq5RACvXrAz9+B/V8j1b0DfoABCAZvvLQDgiFy+KwwpJwFx36q0RgXGan4RHQ5bycAJ3gA9+QAgmgA8RcBisu5zcOBRqetB3BsXKLzLV8AmZQBU9Q2Rpgwf8LgVAjUAUjcOMRgL1VcOcH4QOjO+ikS7eCLuhQoAQNwAb+AAS/dwObJubmMAeZqFW1goyNUy1VDAedeg5CkALtwH4LAZ+rDhH9tMH0lXnut08YhT4EZEJDoy4DTHprPSHyMpRvvYbyAJrmAA59gLsIpzOegTdqZhIzZhXJQWgz1us7NhKx5iQ+4GF/mAPi8QlsadAFsQc4QApWEAMo/QGWIAqFSBwylh7K8ZdeYA6k4MM0sRKTJUgP8hJ9Z63m4AWEYGXnHu5qZBMLJxX6IA9BZhdC4yC0JeuN8Xr2IAmgCQ6fgA54tRSTe4lvEBcDsXD/fkyo9NnnYKaxFg4GEOL/3RBRWbYCdJwJ3GQRHuuymcxY0gRZksBYURBZwmkPLGABS7BcARpRFnDekJUCs+IO/B0FL1dg6GD1jhVZmcOHf7wCoi0GV3B8NlADL4ADFkxj8joARCABdT8DY5AtmeJPsMeS0gu4s9wAY8tQ96C1QlAG63wCQJACKWAAdwC8OSsG/tDpxWUGFVABHyAC6PC1Nd4EDBAAe4EJY2Bc1zyO/EAPGvC3gJ+GPmDObTDLQkoqV9D4jl8AyyUCpGAHKt4E3Muj8wkEmNAR8kC2d/tQV+MPiMsPcwCjwhkP3nx2hsESgMkHlmAAkMseI+y4trvY9sCjViCQBMkG6nltuekQ/zeA4TkLFIUQ5ZruA+kZlF5wAvAgdzXRuOxgAFigVGixh0dxkWsQBACBTl29b+jQfSOoz4u5c0PsqfsXUaE5Uhp8fPtmzx5CdPXQufvY8eNDe+jsgQTpsZ64OHzMGYChMWQ7dfb6tTOpEafMkj19msz5k2dPdyRB2sPZzx3OdkvVMT0KVGa7h/X6fWNDjE2nbxG9evVnL6w9H1d8fEWbVu1atm3drtX35pw5cJpsFs1Zs5/RkyRLovun0WbGjjUzylTZUXBee/X+cdR4OHJJd3vr9bl0zkAdg/bWgTMHStw3MR0+WCkhghw/IiQ0c7b6sB1HjyVp2pvoyWJIpehozv8mWO/pRo/u4s31kolkTd8jOwZ++tT30xTr5AVGepCgxpQZuxY/2dwoOnFjKIEL1w4LjFGBFfKZc2PTwX87/WJ82O9xbg17NV5B55MPKhlDFapYGGCFF1QgJKSiqBoAhChqUOEKFoxYIQo5NLjCgiSycMENvUzCyB113BGuHwsQqGEFDdQxqB0LbIjiBQ2+UaefemRkcUObkPJwQg4PaqcdHwAAoQYk3PCOu43c6WCHBUZwIIeMeiuqJqGImonEK8Zo4o4ImPChEAMEaSKCAHwApQoCqkhgEzFuiKEJOhLoxAek6qmnkBgqqKKKGOL5Zo9y0GyCgwCu+uiNGEyJoAH/eeAwhx4yoDghUsM0clTMBvb6xh1H02zAB5OOM2eOOtuAwoBKzPEihdmQuuEEO5W4wKSU1qGHn3NuIOSkb0SIAR46GhBvttw0Aco/dK5wNJJI/fOM0hZ0ILUTn/pBx1kYDIAn0QuoRQeUMiioQgkUcUwBDlOaSEDHkzAzJ45RvrlNMHcMbWINPDlaaqN/NgGCIUKRwlEhK84RYSDfCKuNqpLqsU0ppnzryZ8bSKGrj8dsK+rHk7AUieKMEkN5I5WbVOnHvfa6Da/wfDrqt+iaIlGpbzrZio2u1BIraIOueKtoo4822g16GLrhScsw1vLl5mZDKLKCQj7MP/wEK+ln/4+okoxElUWiySotYfjAGwPCuGKvcEAbQxJ30EatDnnoqUQLS0TZLKPhmKtNOLDfYzjkkWUyHLGc+kHVC31gzsgdwvLFd2KS0MHCjW7C0rKnrcXuiamaAvZPEkrrcicFTa7T6AYrzAFCH5W1xFckpPqyh5CFCu96L03A4QcOSZ5iIQkFVdiHuZ36iTAKEFJA58IVslAhBXuCDJGy230rssjr/dBQA4FqQrKGEBXbiAXws+igppqKQCALEEREx9SiPFxBjg6uyOi3jjJKgRvqoKegMEVlLTvZ1FDSlC/ZSlHoKAQUwoUrLJjjCwSoQBDqcQUhhIkDF+DKia7CBiGYof8KTziBCFIHh3sIggENIIZK2iEPK9ipAUozxyUMgC0UNGAnHZGEFdx0BzeY5Aqg8GAAiGETVMUhASeoQAUEYQ5UiCMiIOlHnrB</text:p>
      <text:p text:style-name="Standard">wgcg1ZyLmIIMkdqKOeNQpUj64mT1SsLt4+MwdJsJRP+pwpjPS5258iAG2ItUJpwhGY3OAAxnM2IBO9MYqGigDHngBBR9wK3VxaEKiAqAOGH2GD17AQnd604523YMOQVjcUUqSDi/wwRMiuIJPCAEESujGVMLRHkkwcjcrACGV2lugOibFD3M07WQ9UQowbbOlnASlmEPpCVBQshzbTAcqSnmZKBejMsltZCs7Y8NayrJNs5wFad//BCfSbjAHc8BhFBrZi64w1sUsaUQVXgANP3gJBxGk4zAf8UfBeukPccDTHPNcx8TQMYS5CG+aH5lUJchBqHb04QOvyclnKIGKblgAB54wgAjQUYde6Q2iVFkHHKxACYbAIaBXy91CXCmSb/gjHnA4x6tMCYRMbiQe9KCEPOVpDp7GDR28qtR1UEUPeUgHKe6YiCHocVKquAEU54CPFT6ASo24D52UEUl5zhPQzLFuleRMDlXEAQTQmIOk9EClSTR2jpzKM6dMk93bzBG3fmrhAQo4wiTeYKLD2QMAK6gBDpRTvPx1QCD4CxGMDjKxKxRhCY8dgB9AMD3x8ekbRUjS//zQuZcgbehBYkgQhVJADBO5Yx/tYMESpqeCJU7zjUjxAVWWIhKUSMW22jOJ6DgID3/lqQ90bMA3utECGRCgDRfwQQp2eCwfNDc6mLjBFC6IwTlQgggSqEITSvCGOfxqFG8gLgYTMIpyVOIScIjBPTjQADaoEwYxGKI8NKLcO9wJbN/QAMeE4IUTOOEJOjCAPPxjmebKph59nBRd4vERfKmDWPA4o0bWag6XUIIPJI2BFRKQgAhUoAxViOIUwSiOSVHiWtmyjZbyeQ4dOnBNLytJH+xAAALQIQBHFdUJ7pEmXNnjt5ZARQok4YW5zNMNFhjDPfylO4Y4RGNW4AclKv9BCZIyBBzn4Ac++GGISrzqHEDwR21e5pFJzQHMwkynRobAMTiII5mVOQqWGvOR38C5ztB0yp3tXJnbwQxjy1QnT2oWHWhOxTs8w0on1hIWf5jKHmYJZ6QljRZ//AMLLaklJkail8sNE1T6AMIcKsFLXpqVEnCQx+LW+uUbFJmnPOVD7DQCVHAMoVt5Rkc8QEMGN4sBbZoJgz+eouvQSEIDpynBBdzxCY5ZwjVrS+kceClls9ZSH7EBNUNU2BNik7TKPIVDET1T1le7FRWSsMfdyrmOeoyiJQ3h2kHEAYcW8MMLo8kdEDjGUylXQhSYLMo9QUKVnEiiJeCIhzpSUAf/SYQZ1Ba+gT9AjeWdjprKscqd615tjlfxIz5h+R0YgYA3WNw1EAsQxRt4AqEkIU8d0vORO7BnvduJAQAsqsGEspCFKGThBfrjnoySEL5GhkrmONfAUdQ3vWw81ukDWMIAjEehfRBnOj9iDlY9PWeTcf0uMcPJl2x4kW8JIlLoEMGMnaCmPhlg7MV0hz/AKwMKUNccRDhAFdrABCHM4ZJwmMMOZLCFCoz3EpUaQ3ojFRkYEeuEJ1gHQuQBXD2VRARgBcIMaFyBmOwkKlkv2UDn4tPIGKdOxzKJOjTGB3ZMmxISoDGImzACGhOguBW4sL2UVokTq8k3D+rIk0/ThHug/4ADG0Z+AjhA+zcFQQx66gcmxnAHU8BjxxGIQAwqQQYgXGLKpVYoDsYgiE++Zw4qzCc5Sc3TSrAYy9Tm96/mI7HO3THiFBudYvoxEVEAYRNRm4qakQpnSaYCFIpjUiYH2bSLaQqYeQo+y5egSImHwJdEwyZtMosMLItJ48BJ2yWEU57wAJvG4It+4rhKuQF5iAcyiKlykq/gCzUruLI5GIMbWIcbWJpUiTjc2B0gwISsww0gMKWIywiHUpscOIp1OA04AIM4OIcSqIN+YAmeioO0GYMcWCM+MCUviIcVnIt9ShgyYIjdoJjjOAd6AIJ1WAey+icywIJ/4Kc6AAJPqP8EVPiEUZAEcfCHdnCDcqCEcnADH1g9cxCCFOiNWTuHFjiHeCgJTAg1hiCDLvQCT+Apx3mY25nAjBiFMaALroIB1gkpg7EHcRDDOSADG9QEIms/X9IHeQgHUGCINJSHUZAde/id87gyJkSCLjiCHSACeqgDYaGKIgCsDiCEl/MDyjoI7HEDyfkGC8CQKNC5nKuRF/g5wwKb4qmBGgABAzESC0jGKKgeEpEeazTHaqyBF0jHF8CBPfQJ+9gLCFSM/BuKY0omqBA7f/mGfvgteOghHwACwXuCCECuB4uUquufgcAEIdCB20tBDbACQfAX1+muczhF+KqAAnADSoEDDXD/O0FYLzYQjm/RgUCBgj5QCoNkApwoCoiEFXo4F15QgrYpCgekipjBj7WaAy8IFhJxsBjwlI2gCX3ohj4QQyLQgSiKIlupgNojgCeAgkzQhBsYhTo4vN7zodSbmHySKiu4A0SJpEhCk6QkgC2ogkcAAnEgCKoglki6hztoShSyAhq8AU0AArbigw8wBCULAt3pLg2wiXQYhRWMxXVwg1mUh3UQwy9TQ3kghHa6un5Qmo/DGGcpClWARRAkuAk0ieKos4/AMz2zmAe0mab4jeygChgbj6oqwKjBtR/aDozIiq3AwG0yiH3owNwEpz4gh0oJKBEMCZ6YGn8gqEr4AE24/4ocsYeNpDBZUwfoqrBas4ePmbClyoh46M02wwmVGAVKIarOpJvN0BVNMABz+ICHsgID8IIPaAEJkIApsITTMIAPOIP3hIm9yJE+WJpw04iJ4B2TWAcv+E3/4JVKAIc+0BV7cEnHqYp/2KjDA8ZZuwRKWKrYtIcbMIQWICqNiAdKJKp/YA6r5IeFCpXUSzOgMDg+QLjUWR1+IgOXsJd/gK7YARV38IFWo4S4eRLzY8RO+wx+qARPGAIfkB4T8EVS2MHbiRDqyYSXw5CY8xDzsR7SQJIJcYEieCPJiVL9QRibmJFtpJAlsAEJERIAOZBonJAJyTlqXFNjVIcm2ZSBA/801DwgxUiglqmJ2RC7Y0EKNzCACnghhZgCGagCRamHsqMDMtFKiYmHE3ATQYiHfZm+CEgA7noVMkiBbyGVUfgAPqAHGHiweziB41OCExAEpQQFN5gNGLACT2qAZhIBSvwAHbigDMKI4oC7qYmOibCCGwAQilGKMhq7fwgZdFCISiiDEagASdKTeJiDEOgBDEKW4tBPPriWNoiUqonHfrgC1xk+67O+JoCHcImkKHqTE2AHUogdhHCHf5ijCCDLzSsB/pm1pSGCFqgAStUdFVUh/HgPhBMde8CEhUA4EvkYeelMdKAlW8ISi/ENoFoqgaEYy7HH3DImZCpABHwzB1n/jtRECulowNm6jQQMuIl5U57pBJ5ZC3vYh7JAh7HQzZg1muMwhEuIvLvILTvLP3foTm3DHaG8RZjwjfRrsrBwxm/oJz74FX9AB9PhB9S5J12bAyHIBI8Qg2NTG87Yi08ADS24rimQgAOQgQ3YgANogTkQhTmwghYogw2YgRI4sGBaMT5omn7IhFJaqcTAiCYBte5qGo3wAYKClZ48qj48NTfYCFIURcVAByBogRawRH0QQ1LoUZEZgrSl0drwOorZxK2yByzogyEgA3AgJwPoA++gne2wB1UQKZv9ESaDtwrUiN/xFVmTnkUgggsjA30IigipATctR/EROudB3OsZ/zoK8QcCjNIaAEyqUAfQkpB11Lks2JC2IQkxSEb2yQSJuRjhgJHIAAqJwRiTiCYFzFgDzC29ELsmIJN2WAe3i5QUIINBLdRx6QYoqK8EuJKSOJELLcknMAUVMhSJTACN+4A6aIc5MrsGWIVy4AcDKAQhOAFTuIdIiCR4QBPsO4dyqAPJUeBPygl3gEg+sIIp6IEqOJZvMIuPPU3ncIx2mDdz8IQFo4x+IKNBkgqN0B3iWtYPMgh34M0ZINSzI44Ew0ptAc2NSL8WUy/kOrCQcQc2aIduEMNUOY83IIR93IsrwIIYoDEKyCBQEYtxQkozOBaFOIdzEB/B6NtF5LOSIP8ch5gmv7GPu/k4++iJmpCoiE2m2gi9xChZlvnjlSHBX4IZOt3MThOlQDtNj7WajUBZn1lZfzCLnKg0mcVktiAoftjQnPDj0LnEIaBEL1CFqJCJifi4MXYJUDCQzikJYuO1egjcuZA1k5iI44SRIvk1A8gBLfmMuwtbshXbA5gCQyCFND6HwDuAA9ABEeiHq8CIf/hlnuRBiqAq29kOijHWu6RbfyCMxqlFjOiHdSiHSglGNYup3VUZcbiEFjAEVOLH3uQ17QiV5SznuKGdjHUHVYiDE7w7HXBnjvuAeGgbhPgHpYiIde5nckBQkPBPRjymPgAemCiSpcuCQ7AEPhj/A3Gw2L9akGOEOfGRuSQwHyZhgxkREnRCBzZgA8KykdgCEgRwHhuwgRrIgm3sgBQQg2AyzeZxgRQYHXUAkK15s2C61XRwA3FopJDxs5DVs8/UCI/goPoKAqX4Fn9sAFIc1ApQFG6FA0GIBB+GJVMRA4Z8gio4gXewhz0AkztxnRyVm7KLFKC6hDGwlQjAFHHlsRwYJ/5UI1CAh7AOgHZ4ZhHo1DmAPQpwhBvrNEpSBx/YIoJLXDjwFUJ57JtohwdLVB2RHB3RHfqNFGLwHk141jKoAObiiDro1DwiFRPhlmd57Bvgg0soBx1TlEZ6ZjFTCh/og3KmBHyYK3mQnKaw/4dPaIHN01+e0DUimIIK8BcsWIg5kGM49oL2i4dDjLZFLMCUGImS4JWlPdrtwAmJrgRUC5vJ2JIf0dgcXu88Zib3SWKbdCYI1BKr2hShVIdr2pnaZDSNyOT//oqzyC98iFg/3rPgDEIr8IQb0JPSfLQ3uLJ1nTBZ+5HI+WVU+4gLP6eNuKMxkK//ODYruEIAsQfs9DiSUttU2d0DsygrcAADWBhNiJzF4M0RS6lUsQjCYOM1HIPTMKtUNonLG1zZeAoc8mvPWBqiMox14L1zQNy1yjSe2AuOolD5CibF+Bp72MR/kqfHbQFWmKtRoI/E8AFJGAIvgKm5UCgEpYr3OP+lLJGYX7YXj5CeixYFPpjz4fDdDmjSOq+sKP3pjUBpoKuJRoJGwLKRHwGtYjSVK2AOFDGI4FQRmd6QNxWJl7lV2RDO0pASKgkDraRHYpoKkHWHLzEWUHJf4BIHUKDfD/KBsr7rUrkJofyEPwExK4iHdtgDUCC/SiUnIAiW9yW/IFC3SyCFE7iTTsChb6suIM0pLSiDN1mDUqEKlzSEaMcgVMKPyvCNWokkXMEPxQXBN6Ukd3iHYjkjyXmK/fMCOyBU5vKIfvgEQ7g91LMKd7gbftACHRATPEkw9us3ShC8uqsCA7iBTMglEzkRf9BPCxtRFZoO45YBGagAZFGZEgf/ByKYAR1YA0VhJcpFiL146DytCcLZNoTIiLWaslfZOJbnOJPy5d6MWLJxTT0biZZBoDqlGJzHGAb8kUTWku5OwJ+fmhoOFWzSCkVTi/7+D28C8KcXAeC5BE0gefH9+VBh9070C63kx12TnUyIQYaNCpywyqACjH9dh0IfAr9rGpB1qPSsg729cEn4B0K4gQGZK0lAhyKIA1FwcSgzKwr7pxOcJ3FAqlIihX51jBJfmigT/C7r5onVAKiyRKurAzig0HPe5iaTMAxtAXX+I8fntykzB+D2za+xraNI0XOIAyAggzmgh3gIs6XwDqSdQ54iNdJn6NTjD0djDuykotFw/9Lp6VQqGp7aQRLqAWnw8ZFnJOn5aQr8CawUKAiboxFpBLqmwF4EWIRxjI7DCJXuvZB0/N1UOgjJEQMLgIEmFSiTKYIQWAD3nAEDYINDtkmdDVnGoAkO4kvf8FOAEBShgT8vU2RU4RCAWDt5VuAJbOCjXzt3fWI0qVDhzhwNPvaMaUInwQ0r5274cwfDQMQ6l8x9sHJnjZILdQxQ4lcpp6FK5ij5tNICYYWBPnwM8dRiRAUZT3TAcYOunz109r51YymoyUCq9vR54XPSXzt77b71E4HRqDqr9r4aHFaFDocL7dTZMyCDgowKdBqgc/cNXR04/ObEgMe1QR165vi10P+hYw4/c/jKEMBDoEqCK2XP2hMR5AI6dPUK6ohhyECfevXaaZhCgEAbwG+tagI3p8XGExzGmJvTh5CIAOjA8vEUjyrefvqABNfg9ts3e/5unHv8GCi/7kBzwhl11Z48x+DWVbXnzmzg9O6pUrUq3/3t9G7luwvcPv96vOraoVNWP+4AeFdFVFWk33r8ASjYWd90wkaE/1BYIYXWWYeOD+j4Y6GHH4IYoogjkmihP5v848Ylhpzkg33uDKhffarAYQ448dxWD3tXhQMOP6h0gw4m2M0BhD9v3aUeefRQQo889Vg1xDlFbvJNCmSYc0kHOJACjpdzkDKHJ954EmYMZ5j/M4Yk6vXT2GFGpoCDFXxYsVMlfFTSnXc7pSnJcVh2JB8mYZljDh/gwCHEDUDMcY6R9uAlgifmeKEPpFe540Y55tADg1Xf1KMBKZRaKo4XhhiC0ldk5FmZq3o+xs8l6L31H4xmwTgKcOBo4tw68vxTz2D1yVNjZeeQQ8YNN2x6HnvIkSLCemW9tQ44IUyAhA02JAFCFlmY8MARE9SgAVn2DOBtB4Sow4IRK5QboAVJROGCG665u0IUL9QAgg011BAFwABrYFY97gyAwLf81rACAtuqAAMmb61nTz/zBiwwCP4iAELAKqQQoH1VdTDBARIcMEMJ+Mk4n8u4IvhfP1eE/0RHEAH2wRIDgN1gx2YRBBDsP2/EcI8gAkUAxQlNNHFH0uacE087IMETAUmNqroOSxEE4QY9lVxiwNL3NAGPRkyfEEEEMXwgght1wAADKGMzHYEZs/XVxgn88AGKPOpRO0Rigtwz0Kf+MEqpJCVAAUXSSpP9OAccNMAGIUJoMcIIdSd9xwizEVCURKBmymTYJ5C91QmCaMQ1EOcYsGwMGrWedARLN6FQaVPJowPoFZzgeAWzOREBaePZE48nlVQSgykZVSFD6E2gABhYUMcDZVnuQDsEgG+lp4888qzz6xDgmAPEOnW87UY3R1YlyRiUnONRPf3gZVqAMPLfHl5QAv/QHgDUn46qY0D2CMhiCkSQVfiDn5Hl7zMBmuBbvnGXb0hIQt8IkQ+u0MEO2sMHJRohCUtIIg+aig+kUoeOvIIg/llQHFji1YtMU5VPgIMPQNBHPQiBnZNgwir/CZA61vG18LCpWOYggzyKiD4y9EFOc7BCoxo1JSqe4wxoQoUq0uOOePiIVzCQkwPmBI4bjC+NaWSfpazjBXNEazzxIAenhhBEd7jjOqIwB0q+pwErUIoQVzlLO4xojnLUoWKEqZGT0NEHcrDoH/74BuJEMQc0yqMOanybPMThD3VY0Iv4kUQczEGOPnzlV/9ooFXqkQkgWIEScECPjtAhjjgcShP/+YFLdHzgn7fkZgIPMEENsvCCfWVhAkdQAA9IoIJMWCxhUcABIa7AAj+sQA4dsArG7DUtjAHsmFkQWAdsAC/ptMUeFsBmFgZWzIGR0x/CUgce56WvbxnTmPsCWWkIZKt2FIEEEiiDBEZQAvC9cEAG4l+ShOhFe1wBFExjgg++UQgDFC4H34hHC75AAONNxB0+uMHS4GGKe6D0Dot5Y9TUkQJQwGMNCXgDHy55pJW0xDFwuIEBygYPld5BMUfDTAVEoI5+TKUdarkHPMj2OQo44S+awEkgKfSfFPT0aF0BXzxGRY8+kEGlZTva0VJXNYk8hxKRYZoOmiAIsxFgBGXw/wtg8NcOl/CDHu8YA+4U89NIKIRRl5DEFW4S1LKRTaUQ2RlFzCIPA1Thd2X7XOiC4BW3WKsScOCrWyMb18W0gxAsXc56rCLaRsXjVvuLD/LK4yjPgM8/ZXllocggyCHW0j0iYyD4RvYy+uCFP5fqz3AZWJECMdRiDhTuEAVzlQgRQ0Ihsk4HNeRBE2I3uyP0hwj98YY5mBJHXgnufGr1HKjd4AoKlU9ZpFQkS71yiqryCv/ASAkyiCM9iLNRPK5zDnB8wgJxyI6hAFkoc+zRHFrkQxxUcVx0bAI65gBFB8BwDgc4QEwiuAJaRlZaiyGnIy4670nGQ5XrUBElpRXBHP/44IUUKLc6SoyKAtuRDuicYwj6KAk/vCCJf1inJHw80ocbCL6y4KU6VIGSPXRFCRqmYB3d+MetkqREetCqlU521l2gJa2qfK8P13qAFF7wAmOe2QTLPIIzM1GdIihsXejI1ws8cjEj9MsN3wDlN1iQrhqYGQQdSEe+5IBOdahDDEuAVxbg5TF48ksD7MJjO9ohhnl5DM0gUIEGrpDO+1yqZBKYgQEuwNyR6dYs/1EugA4WUafdDB0wgILTGvANeQyFNjmADyj1UQKM3EGlUGjABUQLNQ3UYw+gKFwChiCKsfSjEFCAx18K0yQYhOQOZMMd08wQ2SdwwNNnweMmSnD/O0F8+wRYcNEN0CcKIaTjKmyoR84i4iL9FIsf58CB2HTQhjuYoqkQed5ZfQCWOYADDEIoKVeSRoQp0NWX1XEDTpwUGqWdlCscyMErz2FxkX5CbGWrG+VIAyC8bEIITaHAZzNSAR0YYE3V+V5uligJLCTA27Mpymi4N9rm5CfEX95lAy+7JJvmp4W1MgsYTfmJVadngDoib9LRUZ0AYt2GSq7xbmuswOGyrD54QSDZmwNACGVwukfax206pN23w/1D5IFDTfHrDrwgd0AuvMIbJuUFQbbyUtc7h7SEVJI52B1SDSIELN+ro7fMkVLrwBIiTZPkBU2w1VNFfH7doo7C//CDFG/wgTuu4OwidQhK/qwxXq5HiiGgQx3iqNF5qlMrU0HNSF7RQHYqdRXqLKlJdVg6OppOhniMQUxAkIc/ojQp/A6ryp/Sz/fUY5W7kPJQ6MGCG4C1dKpYyxxxEIftrRKOl5Dj6W8xtic8Mvaq5IYVcJDHnj9jj5DPIQ6SaMtd2LCeK+wPmxyXpVkdRWwPC81bJ1QE3rVDPwwIqCSaH4DACoCAG+CP1X2DGAAAAqxAFrhAChAIVYgURP1HpdUKoiXZeKgedVgQ/qwafAiQAGmdDC5dVZQW6XWCkowHPe1ZD5VEJdAQ+ODRexwV/qRDWBDekSDZFRyeqtzdUaGDPP9cAj/ExAnAAwPkgFsMyOUMz0cFwNgxh2tcQT2IgG4IARa8BuJQBupBilUAYD0UIXvwHXixRkVdAfhsSAi9hQ/sw3EgoQjgigC1Qx9cAjuQARZ0AkX0w/2oiBVcgjxUBB5Z0BVcAYyMlBXQmJI0FlWIgUjFXoG4xlTcBBF8QB2Iwf2RQiWAQjfcRsX0CIOJwyliQRxUhgi0QycEiGjRz3JYXzuQmEe0kv5U0HiUhxXonhfFjD2IA3AsUX7ZilvYR4GIDKihGqj5z6X8UjYq3gIRCBEdiHIpiIwkCahgUCdQRyeoHYYciQjFXTtmFya4nT+ISmWQwSg0SHm5xzf0wab/kAOOfE98rMMH8EEm+teToQdVGFB5mIMnPB0R2RKWwIEXGECRxNtrIJT1KVIfeAIljIGD5UdZMOE5UMIlFMJghAOTfNXI3COTIYdy1MM/yBCnxMMBFZJjOIo8WYWkkEorDYamcMrf3Mo3yM8c0AMZgIMnQJE4kN7c8Vd98AdCWgwcmtilNNmu6FIKaMKUTSOMWAs/jIE4JEmQZQc4hIMCkdgbvMWAvIWYqaI4OOBZmAYOVUJHNuA3VKJZVFo34uVTuoNFRqVr0FPF4GUkqoOnqRO9lMtETONVFAEIRIGhCRAbPCALwSH+OCAGAR/4XF9bTOPBqJ71+VZ6DJGBfJ16/9glKB1Vcw1SseTJrIxHaQgQCwnGN8DIaZ0EtaiHD3yXKNwA4F1fTVZCZESE3sGHD2CCIcyGIzQA/91F6ZFePcTDHBTJOHwiWABSibGHAwom3t3a/FBC2+BRY+nIgQwGlPzihsDI/eCQKMRBN5wFKMGIS1BCOWiCkoDKBFFEJtwAUQ4fouWHaQiLO8iDCEiCi+RPet</text:p>
      <text:p text:style-name="Standard">yAQKKCPDggDrFDHKTA1blFbvABflFFCgCBWCDbLiFH1Gydzz3bEFSQWzTUbZRHkQDOrRCdsIgKJTQjk+nd6hFX0o3HAUmdDRWI1yEI2cWHcLGSe4Ah2VXHp0AJdWTQBoGIB3nQW1yXOzppdv/5AxYkDqfYWcVQ0uSpyn5xCnoElz2sQznwASmoCiVhx2M4CW32wz8oUTMiWQxix6EgHCrZ4FSUloDcSvjFgXgIIzpIAhkAkheQn3Waw/xBo5C8wfLBiOuJ6DdgwRulj9upQ7GIQiXYlJKIWV7Rn+31A2vOEjL6F8LBzg2o0mD4lzkYgKc8iI7EgxcApcjYIHu4wyjEARCGQztwH7DQ6FX0gXnU6j/0gz+AkQrRkGCooTHyUAHaQ82hwigczH08EiXkacXEyKVcn4wYXdjdR1m0xwQxmTtsYBQggQYsYlXQZgilC7ju35DqIInqYHqUp4zU6XxACXwwlK2MV2wpHgX/4earspY+gkOenIMQRCimBIY4AAEQ+MlpHN4OfYokvc5YxGD+lEcl2IEOmMJAsBC1AAgmnAEByEAb5EAtrQdSpUc89F4bUYU4oEKhnBL+SGW+jqM7rMOKVIIn7NBV/IOSSYIXAOpbFKvvtWLN1aO00iYMbMosEd1tnIUk3QAfXIIbuIgNVl/xfYABSNo/kGbk6VAQ2cMrqgmqhd/QOocXNMqGiaCxeWh9oNgcCIE+tJLLrtZ6FAZvdoi6rtf6vY5PgMOG4WzOJqsXDMEmgFmq1UeqaeOpUR2bIFCV8U8ykletINkDmiMbRBcHKWke7sOTaq4J2QMmwFJO+AQ98CwZ/9DDHFDqozQZLlUGPYjqEJABeFFKflmM5xZKTZ3D8cUDEKAPpg4pgGzQidaWM1LLR/5SA1Ho1xoZVdjXjVxFvunb8cmDBoyBbsCB7LLf0ElJocBBPMSDEHjCOYSJMeJkk8GBi9LDECyLpSjkLGlPe2SWi8aBG0gZkAlQTFLCQN5AOLiujzTSSirQqi3jk12lKimtVaQQ1HhBOMQD3YHDWKKHW5gsJSBe7tqRI5FDJeSp7c1c+KkJEbnrMDYHNi6UqwJdVSjd2OlPP8DZY3ZASpTGntkDAPxLDahAGOCRDUGl6rHXgaYlAu3HtIJm4RadqkkjRlLrAYngayYr+riojf+MbjnsLijI7kYtzzkA7g0MgT8wYe4dSeYJKD2wg2QURQKQxlQw6Q1QFgpcQB7SV4yY7E4+pUL+pJIx2bb2libQg05URrIAARnAwaRYgReown2+sRVrAhBksZeiTwcrF1VYm8UZiA1RzHVwSiIhD/UVEU7wgxV8ABkIQRzQUWWMXwXhkPiJx6pZRdNV71WEmLjexuDhiL1Scc16Qe5KGrWAGsUVCSb0qGgq7XNQBiXQj+h6QRxMZO6p16UE0AFJqNLlKAxC8wItHdHtki+bhQJpjzIbkIRECDqCCHVd7hVs7jiTiD2sErD+K1DUrnaglwjBCO4dWKEwj6PogwZXkhX/xEHy2UlObOl4CCYv6ZuI5sgEjSzMKLIp62X4EEoHXwEef4dO7IS+VUpgtDL4pAChFIqLIp4XTImquOEbZIdPMNgoRKFj0INUaGI9IAc/7G2UAUuSbGqN/IQ8awd+Xcr3tIw9SMLKkmU7iMP87mBazmysHJgneEGNtGyRXk+h6Juq1FwH17HMggNHrsn1EZ22bo+rymtgtPGL2Km7YozA1IANdMASDEAScKCZ2Us/dJhDvYcSFxA29qK+TuWNMhlVBtczq1rhfuR0NC8zsnNOVEbsIun1qPNJbMJ+Qezjlgcl4ENbkZwSJEACGEAEmELrNMAFTt33lMUb/51Z3KfM/1IVkLRiAtXxW6gCKIBXdzC1dogCGVgKqOgDlnAHxD5rnl4KBHrNIaG0knzKePiDPMDYa46n4pHSgeUJO7+2W16K1/rJNh60muAF48GRiLoFLKsrpCz1sfQmMqanPaSAPKSDWmrPrSyi7QGrY0S0Tsw0/dzAveF0Nb4I2M3oNRLXC7KaNxIIOFJztQ4S2qFdiBxJ83kQh5DzgYNI1F4FsI7BpLC2x92A2ypefvhAH4xBSC8kE92n6lHySYhDu2nHGbkthSAVkw3GGxOqal2KCJZXVzIybuGFEUmwkVTHdaDPgd3u30yQ6xnVkGJCPNBDdhzKG0gCo/ABSmgPJQ3BJf+okBWrr0kn0vdUh+llR1RgAQyMApClKYUAK90VNRnQypCux8ztYDfMDw3pAwFvpmnKUHZUxhjIQzfMEJdSi8Geg94msphRAiqA5apVB56Kg7VGLGiKoEIl9G8HY26FMACxwbxEgcDwy6NDOg3DgAUxWfvGdcWg8uAmUH33N+FGchH/0i612lSmoHvEqheQQ0jXlAEgbHtUkKlkx5MNwRVcR02pyjOv7w1ghMA1ldEIgkopREXlFivlB4u5mNvCyH/YJe+ZQyW82LQe6F17xSh4wY0XCieTQTc4iEITGDgsam7MpZ9o6/18aSXLIFTKh/Zo6zW7dXrIw7WrkKGAAxn/DJ/SJutLRGu7L/Ge9/n1eMKXaTcSxsOqveBFA9KToWV9UOMBhd2Y/0dzdPk5JDzUsC5ZdKm9Eki9Ppg06rVe81aX/mjYLZnIVEeSbXN0mWOIXC40IvjLe0j5KZJgslZCVzO1Tm1aDsmUPAqim/CremPyZIeRdGuOfmSNtqIN0he31sfUJi0FEe+r9jCoDZByiZJvg+Z8iHwtmXH+uANWep8O7hKMft31lT2pU6XeuXSw3DQ02p4O8vB93Aq1FjsuU+XLlPqBIhdX20d7SOhes9fcTzv+XJoEAozARMGmFUEyJyPWWwVStWl1LFfmSTNpGojGe559+nCSxP205Mjd/8+8egjmb4emGdOgP7fMKumICFT2VghcBGycD3yPxsMgHhHXQ3ndfORodhu7b40s5MuI76M6rOMdrO8HNP78nNJoCkJlVTyQ/gim7R2o1nN+abapkgyR1K47vxJ6acW15BudhCYQNXq/4582BVljqtm3XCfuqEMz4+od4AexyLCQ1XWzdCW4Bw24gcN8/28jQKCzp64dunbq7LlD567gwIYD7Qns5y4hunr2ItbzB+ScFSBXJgq0KNDexJIUB2IBYg5cvG8Y+0FUWFAhxownSRIkOXMkxZcxD55MGJOiwZoIGS4MabMeyZDtIhZsCvWnu5hXI9q7GDUpFhij/pW09/8TIk2MBBWmHQkVoVGBL72Cjap0LMaRMQW2s8qQYNa+I4dCnAh18NqFWaUulGgTLeGsAhFKrYjxpWSR9cT4w6i33UuFE5eKjfmyKcXIiwuaRYgUYsSadu0edCySYs3UWi2KVQfY4OGYCPGexZ0xN2jKc2MbtdcQsM12z+v16/ftJeysFIOPxv2Q9nKkJJuGNyiUtFiBRdmeDBpzam+rrsVWHv+y+trlIsXCv+xQqPeG76EySKfYXCuorfWyao+iixbDzyS3bMoPLeuQMq69prIqT6CL0MqNtNzEuwio3qBKbbwRH0rLr6yE00qs8AQLj41OqGPjnxtxvNEef67w4Qr/gfzJUcghiSzSyCORPPKlhVIk0a8A95IMOdr68ecGUea4QTMpg8rPon7qCecDPuAQ5zoSfatrScT+eu83m/AyzcuGrprJxTeh8u88k7ybrMXDKqqtoQ5d02cdecJqK7A01xyRMaGU+8adFA4NC8PJcjuPNxbRijNPAe87ikX42Dssr7SMgwwiGM0iUVFFvxHpG4QCi+ibemhVSi3rRqxNJiexqjM1gojVq7vy6jxMUVUDdBG4itiiCqbj7CpquMPEQ69CmKTqB51v3VEHpZFgfFOncc+SrTjBro2wtfFUTaqu0xBTLNBp3wNUWdjWVIshtURst9UumVS1Oof2Kjgh/7OIau7Ztyq6CEMIZVvNvMTas6mmmjYkab+8PLYOP9gsLjkhiCzmy0TOjDIuTvxAdufWbzqZccYifcwZyCR57tnnnwPrVDihFdZ0Xty2+gaTGzoCQrNXdeNvISsr4UNLalkjikUQPZbXtp7ug/JoFYVjVrFXmQuqN/Ekw8pEO/PqS5xKN3tv0dc8Y1InvcTiqTMs+pCrYGk7zjPKAXfCi9hqxUptL6wULTW/61YO+VkVS4UKQ9nckXm6dsDUiyIf+ooK6brUKijYk1n77rpRRWIZNnsdk0w+hSaGys5csdsVMMnrYg4ma2Ma6B822GionnAjQgfMkNNMD+OuV6RJIv+V1QFq8WfxjBk32xrviSSyyLLszrBRO9O/mt4U8L/i6Rr1feTsPE533pplkn2OHf8VNpXRJLG4ySZDEPlQiMi1rhKF7zaO6g7HXqMpAHWqJt8oyDfYQIwZfaNI/tCZZuzxMxGOkIT14dd9WOQ1dXWJO1mxEpauprnxRMY11LGHJsBhDjjIY00ncs3aMuWaVL2nNFkJCe7mJJq6aMd6JcpNgQ70mtdJUDG7qwttDCUJQjzGIYWri+m6Q6UaIiQd8hAHSKpFkiuyi1N6MQ5/hvcfUzHOTnkTDn2i5qsP3c8xr4miUyIkKtMh5CXLMmKo7uU3NHFmb4/7F5Wi5BYRnKD/CU2ARxME0YR7WBKTnLzkJjO5SU5iEpSVvGQmP7nJUm7ykpzMpCVZ2clQalKWsKTlKGO5yk7C4w4J6IZkzNKqFI5Ma7b5DnacIieLme5gr9nVmlJ2GIC5x2MXsZMzi3c7D1UxTl1kC294ghEOBS926JGT6bTnxseQDT+KMiCBuAi72anlmCgLFOdW1hfOOSpXduGQpPoxo5pxkEg524dNgkRChS7USO4jlP5As6dh9qlYlLGSFebgtIHkJFRgEocQgOAFT1TiHEPYEu4OczubQOwhcATkpeAXsV9ZC4JRo1VhhjfAvdkHKFH7j7oMhahy/fBPHCIgaFQ4H324YRT+/8DQVAa0nXea8ElC5NhUXrSuNzEThfoxUXBU9aY6IlI7KL0N5xYzLRiVJk2rq6chIQKzqPzlfyIRQQTuIAh43OMee4WHIPrKV776NbB6vYdh/UrYvQYWk/BQbGAHC9nFBtaviGWsXitLWMpu9h53MAAWoPYbx7nMkUrMXW8WdlMG5iZXWC0feFbrmJhi54uL2duAeGeezcArKborS4Lcs8biVWh/rgqKxdqpzukFDKv7IaSLDkiu4DEwtlv74bg4dl3CqAwx9BlozYpkj4NqpkdXYOh50fuPg3F1ZHdb4YG2ZhVMcOQcWioRbpkjDzhQgh/mqK9TOXgw+NEWjzIZIv9SIekQxIUtq5rrW/ggyCeCsS6N/iJrCrHghjqkg3H67MuDHtJPieprE+voRlj6NeKyhAyPE5MXhOzZzpNJBmrysaZM6hIwRUJQjsg5Jn7yxtbZLadv0jxMA5dzuO0y0ljpElpQJllJwU6ZylW28pWnPFksb5nLXb4yLw1ACKHBUYr97PCTVJS7H/sKZC6mjd7OpEwD95ZWajrZeaq1XU8lLC09htxw2Ag2rHCFo7CpXZQ4ZR31IZFBKJSrPK9rz5QpuGJOXGEkoSTj0lgQgzXTYJHK6wN0iDqh6TW1CCmtKDc+rkD4QckRCTg1pmX0acDFCEPs4YZymMMc9IgHCCH/xs2oeWw2ty4ecD/VrBxX0V6KCes9WxabA+20bUT+M6zPtTDD/IknqFqfurp4RdxFZoIF6lMkV5rkPQ/wRNx9GVfz1E8UweyaaZoYVscpW/8QKC92Zqud3Oq/kc0xZASc53ha45zF9HRlKKSTEn0ovOLhJU8NQXJ+sOLDlT4c4w4/jA9iWh83TXDVbisdyOa62wVipZD+fJFuE9NwEzEu2LDJXBAV1ejYoXDkpmIOVpHovecO8CRHbPaT+hJdrIK1Yz45ndK1ymAkh6zCOwmZt4+aoYnQzGadCK8Hr2CPsPvg1GX32cSOE8E872nkuxVOC2kiOXXBFTaXUulpYGQx/wUlMFDYnl3tpovVh/mJUHxqXZyNnOxCty+1w4LSbeIa33gHiEH5WzGGDnSso50nbbybI3zIImTFTM/CF6kMuxpGrcgfl8LvRIiQ/57HxIetMaxGKoKtilP4Amdj/qvzaoKyl8kwqCi9k+noTVX8myTfWKYh4OtJNRnheytar86XteDqulQPBSUtN1muzFfTIuK5ngA0eIubvT+gqP+R3vY5a12kqZ+z66e57ff6B2M3Lg68z42J3cCHjIvkTEWAT8n2Rk/2CYVo5Ts4pCmog2YwqIN25IPMrgKRJFKSI0Su49jspR+AL7gqQ7UKrc24L1WuhbbMwuZ4rt/UyFEuxv9DZurN3g6iio5N5qLhlk6JnsvpBqZd3qXRsM6RBkVs3ALT9GUq+sxLwub6+GQwlhCnjOblHiRCeio4fsgsxoo4EgOdlOghssPffgXJzGX/Ek3RjEJ4NmQFm6U99KwGjw1+tnBtiow5cA35crDVmsxJzIY4oKW27iw5/Gi01A1Aoi1k4HDn3EYOr2o+dOvmKieMIo9XzsePoubveKt/6kULU4pAMMeIestf5Aoy9gl7im1Fisj0kAYGURFFlCim4mlfjObNcI0VJUJGaoZGvk7sRE3sLLAXiQTt4O/vmPATp2Uy3s0kzI9QdEtTGk3HGAV17E0xsmUT2UnhHCNgyML/kLDJNlTEd3CMNdKGNhwndioKxAgxEsVocNjnzLTD0FSlQ6ylaNQmxgrItTDlJvAIFNlmxaxn+fzE+wKFGnND7RaOwr5jyYTwwxxpKfQnD3trVbqjn2hKwRBGjexo9BCmIU7P81jNDu1JQb7oz66nTo4onW6No6wO+1at+WCNAHHskBrt974nIlmHM9RDPYrFdegi1maxtPrMaPDouYQDfsapTiryCscDn/xPZCIEKUquq8DKuh7NZLpxMIrFCJUL066rioJiZjpBg8CLSHrEH4DEHsjOF9HyRnSlWTAGU17MGJ1vIJMy89Sn6fTmNjoGKfsREbOLA62NQG4PFGtK//5SkXA2I/Nug1WcB32czulUBWxIZthkYrS4K9yiiD96qrXEZzb0TIVuyk3WZ2Qi53TkKhEj03po694YUeWSErXgJT5SsTac5DZELN2IStGgEIjsaf7SaeQyjsg6JnekJrvSTw5dsU0QQ7doCz5U61LmqFl4hyTdsAalki3/b+Xs7KruI2O2c7XswvOsS4kOprVWRI3QJDCsEOHsI+iKDIz2DRbJcC0pKONcTRrtExXLI7pqx4ce7ersJfIkiBUfwoYwqOtwZiwxokfSMi1NaHGIrRCTETk8kXZQBUDkxQXl5N4ejIbKI+fkchpRKrtusHGWSKrcKa5W7XoCkoveav9OwOM1Hc9uSM481E6IjK1PqCl1gojQZFOKVIxPBC7JLu0/g/N77qU8GKY9v+gHjcwlx6mIrOttJM0/5pPVKs1Bua81kGzo7jEKnfIDWSTf1JGAeHIDuWtd/m07pLFxXAfTKrQN5wgl2IkU4TH4TGI1jm4uYvJ1Wk6CKA0B/8Uq78UN1W8Qj+huKM390MO51KP/XK43lfJT9q/P3A04LVWeALBFKWgli2UuHUe54kXYiCWgaIQ6JJC8SG1B0dJ9kgmtAnGi7FT42NR0HqWKDAziThBN1A6nDqkFoTJQB/A/KXF67scGSbQ8crBX4A+ami+eoKnCHK+i4uczuVCYYAT/ZG4Dj5hVWw5tHglTWpzzkAbtzbBwNQ3jtPQtHKcF/Tpx3sKT6swMMexGWVUE4dR0FfftC5GoUSKPOLUTeKgnFouNXmhH4+TPchhDEKmvBqmuV5OopzTQQ2UobdS0pRSFY2BmSxkn9QCUNbUtT+qFIhLDMbuqQSDFT0LRqhLQ8mKQrfATDJHUh1wxZZmzLrWLul7PuwyUSHZkR0ii1FS1Ag9m/NyRJ9+rGMmxNUqS2sLHnlDKfnBMO0QuO2FQRUwofZCMfCrxSc7wM4k00SwsOB5COK2yS5ywMP7DDOVFIXlUadtle1A2NuwGVN7xMRKQHiGmQwNyH09jL4FwfAJS/86C7D9ZBCssbF+fTqqgLtL6tjsJCRJbjyvhq5qOzD6QJf7g8vYI9SNnyEQlDdxIkTopcVegKxWf1PVWNN0ME2rGSYLeizJXzWmFRaKOCliFjZsSBifghCk2Mcj01KEi9S3jTHMbjgWZMj4Pt2w3FSt98yGZ7WvGoh6o4ytvpqBCrbyCthefFojStNVeRygag1a2i1bhwyXlA/IchjFJphRfsyARBhmfV19oihEvZVnM1nQNw9KwZROVw8yC6zFPZuQqbcSKi8EuMmCmpVRQMRA/s4FkFXCx4lot0YlO01bZA9lqK13Vky3tzDP6sHiHrD7JMDDyaUXTipzY0H266v9Jm2Or3oWo7MN//5C2XJBevKlpbdQ8A1GFUcSQ5IpiR1Rqj+YmgOn/mqtF0PGQKDjy6pfm7JbnHEicALflYkVCweicGjYUgXXmEu3HxklbE3cffxMAyZB06yxAGcxlY6UekGegQM0HyHIX9yF7LTA4PJgkHNhTdALEiGlXSrK3zrN83+k4xpCJfgUVXw/+wqkg3QY2MwdAa9ds41FkBrAR0yhag8/xpvPocuKnlANU7DeIQrRL2bRZprBehyc0SLdIPdhiYpaGMcXNbmLNUFf0bC5HORdGLveA1NQlb7BqwWkrsa+LUA5weeJC0LSTcVKdhuhIQ6U5XBLR9MY4QJf/JgnsdBB5Jm9MJwu3tobZg9OF5Lo2dv2FmguVtPJP2OZsfro57eyscct2IQN1Uu+SEC8OtQKQ6uLlfbf4Kqk5X600VEMWNG6RZk417HokhOjY7BJZreI3XQI2VpdCe9wuVBck6oiSo26DEn9TQrGVUvfFJcHz8t7FWiBFl08nEa3HmtbFpN0zt7SrZc7Ua1Q0q1pXqgoy7yJvQqKNMgGpfJZNZBpunYIrC9FUXP/yIbywdIsI4NDnXRMOesCnN/WF387H0tTjEgsQDktaAAFXPyjEJsjiN214rEs23OrqRpmZRpnyQaeFkUv3gIFI8XpoMONpddToctQnqkcUMy95/00H962ljR5f8X/KVgn9VB+niqlV8amhp7DTaKTj5RrB5lbQAYPA0kZ4VjNELWcW2uyCQ8iqcN/+tAmtg/VwolLR0Gmb4+4c+V5gxOmINhz304Hva1DQic7UpoWsSzBdlFSwp7R1ewUpeQjpdh6T081YOoIsbW7nEbkOc4bzFIwPD4+05s/8UTvXbBN38NH+bNKUDjbRT4ZWeTulq6Gf94V/UrBDlBEv2B4JVXNVeV9AcmqBT1qFkFX7FSKXS7oaU3xkE3YczEuHGIXN+2WrEoDQc0YDs++ui6J1S0JbToIPDalGMSrX+QAbmYMfO2UldxRBvKLaEJ964/MaxCt3dv9IepZHduazT43C92WZ4sertnqqF/XMeBmEp7ZXNtbRIiKmHAph7oWWARjo5qifmq/SbO8vG6aIyCJj52lFHnx9hiht+2QQn9sxuDBvzFiS81iRchAVqa5yVoq2DjKILqReanvnFiM/7+WsXDPK9fke8S93rcuO0SdGM074ABlfrI6ob1OGr9k0T4YocbhrlM1L29AKzzjdTPYN0edlJZacdgvz0sg2EZEMXUzKP++XSVhVUCc2MxjRTcY8izugrUMwz+ZoULrV7UONoPoVzTjKk0IDcYc+uA4XN7tnfYAXXdzUPPQhq9BuOvV+iQ25WLLPrevwtsJbcEVcUqADPsD/CgygDl5m3CwAB/jACs6hI+bAHPhgDqi9DhZpNl+7fvNpyeiyjEO6D08YcVHqIjSZmgE4r+fHA3OKi7IxYmy1C9/zZKvRnoSDOFEavMnJb2IZEgHSSSESXTL9+5havFN62SaZOFDRyc+MIJ0PEAVSWrTDHqXFdnqZjjbxTZ7Vn9d2ZZETPlCxvwUIiUYZurv5WUHvXUI+gdYKZTgjdy9tyWT6UIl9YX4bkG7CrHaOMgMTw/tvhUiU4QCJjOe8SgNTyV0GoNEW6qNFHdiYRtiAoFRcM0DooH7d1MBNFgUer</text:p>
      <text:p text:style-name="Standard">QEFGZFqWnY7MlH6fF1zKxIiH4DgA8TdE8YgDNDIMXaj/whwwAo8AaPmgA/OQdznoNqjSZmIFG/ODKyFIkq0Mlg6l6WP2D37/T+d8udldLjy/bC1FEZxGbp5GlQrzdpAU1CF2rGjT06Ax8YIBMnUVeL/rTUpWMYipGuozsJLJzwNHUWUjLcmOokuVjQv3cSHskTJuqvkA9OlBtALBgrLk/lfU2xbE6UZP+aMuKsB8FsQezMSDoJkkNhodM91RVfulGKVpfnyVIefEsMTP719F4FaPYTb2tFPEvwjc1MdVHrHwtPCEiD+CRx4xUfBK+js+RvIsKHDhxAjSpz4UJ09e+76uWtnr1/Hj+3Q1Uto71vJjxY9krSHrp1Fix3d2VPnkv8jyYQ3ZVp0JxKdu2/qUoD5MMfTuXNWDNRJ+PKiOncpcJwzEMeLVTJkrJbAYjEkR49e7bXLuFGsxZY0W8b0SvNsSJZwfc7EKFfnR3QtcfIcWW/uyK8xwdK8y/Mi3JlvB2tkOfZwSnsj7UZGLDav14wX0cJtmnmm3IQ8ZSYMyVfk3KZ9+3rk6dUnSZMsRZ9sShuyXJOFO4M8zdvk35Pfev42SbwzSYvFi++FG/rwytBvbcvc65q02r4mrXM06TG52LlO6cr8ezvzxrY1B/scW9PsW9nFf5ee71fuZM7Ot5tnblq2dtN8ndQXdaU9Fpx2J5F2UmjrgYaYWqMZx5FFkVn/BldY6Y2lkUqHQUcWWJap1dpbEDpnGE5wbXheTWRlSNOKIg6W4V26JTRSSf18w0YnO34DkUE++IOOD/ZcQdGRSCappEcexVaXa4W5pBtmiH0YZUyM5ZRhi2o12dI3YmhgVFJC3HCJJ0olJFhI7lgQhzdbJXRFZjB51FRzZ8X1WG7NgbbSYi9qBFhYTH603HJNphjbXLnBBCVHLtq0EVOMFbahWXG1lqWT07nmlJRrfaQipC1hdtlnJ4IEoV5q7fQdbKZ1l9mgIpLkpX7KVacqR/wd5pivTLGHGYcmcshdYFYW6hOHmhpqWJ6UhiftTXP9B5iDXvZFrXGTOscnk7L9/4qicZVdxGGh1pVWWKy22fSRSY7KNi5O0a3E5rP4LmprZe8VKp6UL441mq2dnifeSii2OGxcFzWHJ6P1EWhafLMxnCqw5ELJ6onTRfoadt/wyOOP/ihUZJBKpqzyyrj1BBhYKL1r20Ww5tdUqct2uy2lyInnDgxxWDFGHfbA8MFUYVyhUU7oRMVHnMFh6SepIwZaVoMaimpqW4x5qzGDDLrLIYHVduleYOXm2VlaGIEVJUzg+caoaRSKulvNi1EqL296h0jfnRNXxlpeeZoULd3i9UZXhcACtpNcPXs0n8sCmkZi3wH6Vp6+NS46GHXNtRzSsZr/Rx527XrKG3Vs9v/EUuYCwuWdrJSWKmhaGq64EXSoPZnbTRzdqDqFqssqOYCBE6+uzKZ/VKHDTb7ULIcJwXtSliRWzWK9nOZe6Pf8hmiuYQyjGKGgyaY/qoylslVTXibKZPg3P/W4I0Qml0zSyvz3L5HhvAIcdBaVIkut6EXjE9h3NpO7Gd2qeu1IgQZEsI92hOloBliFSljUjysUAQdW2EpZ6kQlAV6seubRC3jmQhKBwYhWg/oO8cZTotE8jkFOCg/urCSp6DGGhP6iV4lIZBccoq9S39sduhTjuVQN7Fr7WU21rmc50zzRbtnbF+qsJxPwvQdjDaOW3gTFrxOO73Vrsdr7xGaYIE7/KF/H2Y+DttWVBJVxanC5kcXUFC6SiCZrCmTY7+JSIhCND2aa60uehkMj/fBJjPnBmJ02wxxKmk1TTGQUoN53Rq55qC4mQo+pLPawgs1NfosLXGoQ56g9dq5GOJTLr9QIv4yMJGRsIMbIHnIQIgHJf8AM5j9Ws6zvoCtYaFGglBDGEkD9EDHqIdeiWqYtjLDkGz5oh9G8YYAw+ANuTAkKCKEmOMNkx0IqUtEPIYU7tKVnYE0spWseoyZKluaQ/JoUIHNIrcFQJm/LFI86ede2XRkKJzgLz7oUqsJjpUs6cwsQMVuzrmoWjjc3hGjLLFYoh8lFVrMDTrs+winXJLIn/8vZmW7+JT1XvWhgp0sQu04XuNaVFFH1oVnlFOm8wBEzPMkMlHsUBs3EcREdrRSiHvMEOnqdBKS2CZDyEKeg4yGoNgOEHGC65iDR7SuLl7mUIHN2qWOOCJ2zciXwtLY9NVptVDFyHxNzMhc71aMf9dhRj/DnD4Og4yDCDOzK6Lk6TYbxQjDZEkATSr0DNnBfeZxJParZBwwuJV0iaRMOnsYVUNEOYtDqzE9X2Cfw2PCfZQRRDOu2nOgUtYgbOw07ORgblfwxSqZCmKbyYsqdrMmAS2yP21xbWhSpNlWPcZXk8qgWWMGQRg/c4sFeFhNIAjVVYDOrNCOEQu8UR1nfef8iThhnTRQxVYXmq2vqoCiT6NQsUzlkGO4U08frGvdCZrviQ3Fjzsr8pmvWI+C4MjWvcvpJWqil1YMkVdS5YokssrWL2lqEu215FGygTeVyvJs4taW3fJ3DIV04hpE1lup1GvkGLnXE14L4ICE+EKyMk7QYQIYoMZfx7CAJNmIp7Y5EnbOe5mj0jb5UFmn+GCRLivCmrWjkJ/RTBzpyFD72iLKga1SHaodlsJiB7WuQK1eJIjerG28tLKpzjKTYUilWHfBflrIbh1oJKt6sjYXAMRvsvlyce1F0vHFEY0ZRo2FfdW2SpYVdTL+rqt7uFHHv3RmeAAawggJYZvLJi2r/IFM5jjQKYuShDho111qRVnNdt71dWHeXszDP0M75QYfhVtgzuFU1dhSrG6k13Vz/qrA26gmNG3kjPLAq6iuYGRfvsqZaszUbzeFdaT3RRWHv6U7VFV7jhzoSR/hIVtY7Isb9HmIPg+zjZEaasbr/xxI/wba9/KzuUNVpmTq1u22OtXemdhISmojhyAbIQVes9g2nWeEcczi4AYRQhxdL+cuNiy3cblZec8mkygYFX61lGuEwf7p7QW1Pg8CztLXA76vj7TC+5WpxmI1KayvhW6y3GkXe6EennyWUqjbVU3XJhVDdCmWIwyxnMdeIRKiD3YjayPTW8TTeeD6vxQz0/53dsoa5DHMXUotlKn3ueMSKugh1o3PMRK7wnOQRO0o3ll4hlu+N13WLPg26HpJKL0q1dKGP11OblbeTWl8uosol4xrY8delrkz8vKaTwl/llpMdIY7IdukQf/QyIftYt+Yf0r5LdmmAtxN7aGf1OCwJ1UTlJPX4UmKRUnyAm0uxGP1gAMI5zOEcRpmDOc4xNDuuemlcEu7juZy3550SYs1JlJe6GG2dC59UYNcSaAQj+kpaSbaKMmSvLB7H0CrXNg5FHk8fV5p7gaiiga6YAFG6oA+f31Pl6fNODdoyCXP6pONBfbcFqpNKN59yqKMgwaNp91dON8UuxKNTPCU3Cv+yUVG3TkLFIq1mQkd1ceZjHZyDSnmyXMslNwGCSlLla/pxLzxzSolBGe4yGcwHTzu3K3RUJWVlTC54VruldaJVdNjWVpESfFNWFg50MOGBG9/QDjrCIyHDV0ACWJu3hAJhOPZHcbZ1GCXHQRAGEnHGQBT2IJ3BZgRoDwAXBmh0I2NxBR1ABqgwBmQQB2cyB6IwFXXwcKhyIYLUeHMzLdCVcRhHTBWiGhK2d3ZRO7JlO1yihSQ0GgtzImHRMwVDW+kheoOyIoThK8Ulh9CGLYmzXCiEgWWkc2dEgLlydWRELIDINCLmeUBGLSFhI8LhMnkBXsxSMQGGZ4AoZZxjXjL/gy6V5F43aD7hsibu1EqUxFVVh1bitV8Vt2lp5zwjFocF5iVbiCrx4j67YUgywinnUl1kkTOyBTiTY4On5DtQkmHLoWsLIo6oZzFg5G7BKEdhtUAiQRwqZoQ/cnlDwoRM2BX1BHR6F1TPZCKaIXcw+HbM9TyGuCzq8G+vlyZxoUeGURMaQYbg0IYlcAEVFoJyAy5rUm/I5mM+9o2BJ4w2qH1eRF/+khtrs2ZSo0BQ0g+eBE/iw4vAkycU5yTIyIoNKB0as0qtAxgVRYfWg1VrNxkxZzbxEn+vElWXJFIZtWGVQ0Oot5R8V2LQQnZP1WkjtWnxoRafxiCh5jqIk3S8/xZLsmFAtAV8wAdKvQNbR+eVn7ZRBAhV3tEzuyaAVrSMT0gZK3lQPMWCD+QuW8VMb5VaGAdDFuKSTAc+GJlvipUs+cQk6IE47uY6wZFXnSBunQARJbMPL6aE9qh5Tnd8bkdnZGk1hxZnfhR6L5VWpyI4/YCQSKM0M8NCb8E9HWBZB1ZmdyaT+4FqUohfS3dcsjJDgRM6KqdCCoWR6BEbJ8hYc/eMk/E8VOg+b0M129Yrv+aPOmeLrXN1s5YdJ3FFzXZGPbd27dVOzqhk4ehhVVYi5MIh3TiD+4JCPCWUyxh3wTguVMeJumIj+DV1ajdbtiMW9UUXfomD5UJ/UXV2R/+ZPRVzm9sijPClm8nUec9VTD40RJ60SZPGlaq0UkD5MMBmTcKJOneSYdvlROdYerIkRuwhPiVRD+qAS3rFVyeTEAvRmZrnT+BZjminXntDL32id2wTIZcGcSUHGwCXA9HCHQVTdywBNGgiAlTHX312Hf5lN1i5jR4JmuNTT2t1KyARMMkUiUPZLVtTKfyRhYrCXSG2hUW5UJ3mU9+xZxBTOlM0SWgEiPehctQEf71JRIqDWb/RGmAJoki5SqgUc/I0HZskIVpkpT2KIHJzThYIW5uWgEFZgNupOp8WcmzzUoZKnH13gWypQk93Hb1mePVBonPaKnKEUf/iIIMxnzH/B6ZXVE/+GHK1onPPJpjMcoHrSajiZ2qmZpPskpWycUN20g9EuCMig4QHgQ43iqPqBi+VxhmNxVVctj14p0wJ40JniUWYkmeuqRT4+IzXEqMw6ibmYAAioDputx9nAY122TW8kpTON5z9kaBNcVTc8mu/l2wlxH3uNC5yM0Prw2zZ6E5pxC2S6KdCtFvhsZ1Xqor6kY9JyXMd2H44FRZ41iHhiJ0u6I8kNTE3drJdI5fWZD2j+IB2qELGYzcOgnT9iRcMtKvzxWYm0heHNoONVCt0yp9WZbOygmoFdhjco3aNspFj6nLlsjD3RVbCNrWP0jN7Bnjh6DDHd0Na5Vus/4ZhzQFikMRMabp9vslEnvaOGZFLe/UQSfhiF0Gt6/azL9N/+iQ918Uw4UppycagxGR/JWGB7VAPGoBBSpoZeAUX2UQ+2YQQhfuaskKr5MG0wuUeOMMToAqrFOdUagKsfSlKGckrX1dCyGZxlLRtKAJkYvuxeSNzD3U8k9uhGRWAujJJqjgtAwJmoNN+jUMjD7OxsSuoiONR0rWAIPtucIar8XmlkYuqzVM6nPokXVlNkzGphoFhAnZxqmZAWYuWESNzwFOq4XGqtyZdxaGywTE4wjOW13knUYgeviUhaXU+6ZhAQvVsJ0uDZcRzGEsriiYcCeodv2FVSlmvbvE64P/WCfLotgVxbiYjt9UqlYnzR3FBwcVkbQAlb1pHUPHLqzFqsydjNEKzCn4kZZP1Df3AksyhZRYgFeewFR5mgxh2YETnKdCmvyCSdN8bgodiXRM3E78lKMGSQwClT3HkczpsdtZxWxhSivUZZiyaX5T0RvgoPDHVvzJbsjfJReulGenlUZ1TjOwJrBcRvPApaE0JUQ4iLhU3oHV0LP6iXrdbsgVkVjnrxWUGigYqkqqySk9nR+eUJXtZnxiTtM5CoTvkfIThsf1pNa1mMPwGv40IjCZkQoZ6d1LrkR82tufoZmz3n5wGLjkzhCtGeQ1RMiVTEAoBwTO2UM/WUqfSLWr/kylBenfNslVce3GQsTBG44YqhsJ0cWI5Ug9DWDQ4YABJUQfNSzbP1nXagykcfDB2gZ3Le6vIYmXIBjOyyBw9hCl4LGwHyqYgFoyrqTFhAb2oAzN02q+pc3UkyGlzhJOC18P0Gb6ACjew02yKJs/ENqzI0TeLWlAs6KU9hVn6MbRKB39N+htOman8VYKPdFiNOLCOllEVCGIYqNDlGCGMdFLVi5TMx5s0fMnvkTMc6SuJQpXUczFsVY3ACZ8V6o49e86cts8eGDh2Wr7qF4zZkmJ6JW7zGCQkkW6sHFhFC6sklUPvEbDe2hg1xKjZhUVooVmkAA5WfXu35w2kgHtD/9MPagEDQBAHWJGGSGEFc+CudcO58fSAfQNUNbgbNH21H02QDJleurlD6GNbPoQlDKtJkLwlj7WpofK+DvscEIs9RkegvHE8CKyJZlVITEcfXBmmSdt3YTzTJ1cshzmMNGgf5bGHdtlPjYcq2skuMEMpXp2nRkeAVFOVx+IouvibeeibPYeTZdxr0aXQzFSr0mQn7hOglYuLBbXSeg1hXNOS1/ZmewOHYHt8i7o0ARN4nNx2q9t91tmz2eG1JUET8eis+HNuvZR5wuQPKSAP4oAJ/jCtS9itztZ/MiI9NCwhNwOuRozYrkagTRMHR5FwCbfft5fMLOkOYtABc0AKt/+HFJ5we2MQBjGa2hXTFzh8t4OyQ3UBfLBK3ZD9p9OXPjlGGJD0qaWrGU7iYLi6uvwWI/bUx1VZfp7IabWRzuplU9djWioIZsY7y/m4fSrrtBz2idJbrLv7kYh3jUirKIwE4TNV26GWpoVXTtT72VGnMdlbuguru977apsrh7MGN7tbTx1dgEJWgB/nsh53Gu+bO1q4pkmtfdQNLu2Rr50t27Z6bHFVbXaesGWRCeedHWemlpDFa3llmWyAmQoBtwkRTC7mD/IwBCKgAYyuAW8A6fFwA/EwBI7+6CIwBJqu6ZL+6G9Q6Y++6Y2uCZ8QDn2wDvGwDn1g6qi+DqX+CZr/sOqxTuqmrgmuruqxruqt/gmtHg68nuqp3ge5vuqlLuzGTuqubuqfAAaW0AItYAfOvgMtoAPODu0xUAJuEA5u8AkYUO3O3gJnYABvoAmzfuzHvg6xzuqrjuvmnu6tDuzJXu7ybu66zuunvurGru7sXuvtbu7hYOvBXu633u+a4OsG/+q7LuzqPuzr4Ou6fur2Puu4zu/yXusW/wn9bvDt7vCpXurlzvGqDvII7/Dtfusd/+7JDusQHw77rusSn/Gnnu6vfvA0/+u3Pu8Fj/Ad/+8EL+wpv/C6zvMhj/M8n/MGP+tHH/Dnzus2X/HyjvICz/QkL/Ee7/OzHvE9b+s4/9/v9c7y8TD1MY/y9k7zx170JS/xSm/rUs/0u+7qai/2KL/z9t7q957rGt/wc3/vdF/xdY/vdM/vC+/3xh7yeZ/uMa/wM5/4NU/zsf4JowCbbLd0rIobeKVlzsoGPkJuqHwy6g1MQSIJkA7plN7oni4CNyD6l97ob6D6kK76k976GnD6IiDsKn/1W3/77U7rpQ7sBD/r8YD78k7qfRAPvz9BqD788dAHGqAJjq4J8dDoo078IvD1sb7qyW/0r37ssP778N79qA78S2/2pC7vv2/z20/uPv/7WU/76w/+t3/w5B//BO/9Nq/+7+/xil/7WZ/47u/9Xw8Qn8IJjLeuYP+8geH6aDqoaeHCeA4lPpyo6VNFihkxbtTYseK6T+s2XqQYb6HBjQM9rvz4iaVBijA5biwo0GZClzNZagRpECRDnzXDRVyYU+PBoCL73MSI8CZJnVF3VmyIlKgmhiUZprTJEKfEgRWhhnUaliJYqFOnrkvhz549dPXs9bPXzh06d/bU6YXbtx26vt++2fvWiU2nwv8UL1Zsz61bH1d8MKZc2bJiTP4W+5t82fNn0Hvv9sUL2DRfwHT30gVMOm/r1qxJ23vtTjbrv3NHo2tHu903d9/61RMcXF2/fuqIfRNNt9+3duqI1/v7XB3st7IB71XX+3RpuHa/9739lvdc3eP/652Ga/v128G8x5vePVs7eb65U9eH7Z203NPWm2277MwzMD7v/OtvNNew6ws98NobkD/CZsstvAfpwnCv6CAEEEP5GjRwvgfHG9DAE/9SEcUS38PPPP3ai3GwAT+MsbW9HAQsL+feCo+9ELGz7cHw3huvRyQLDFHD0xh0MD7URnQxNRTPo9JK8+66kL4TdwSyy9ly/FBCvG6UC0oivbzRx9NUa/G+L9cE08Tv3GmHLsH62m1FFbu7Ky8BbSPuMDa+YeMyxxIF7ArQGnX0UUgpy61DAcWTiy7x8voL0DK74829Dv3sx84hz7tLrj8rLJLN95xk00f0+JJwtreis2tU/74qfWuv9eRS8bXeBjuTtgrz8hMvWdcjdcdRR73Q2daUtRVU9OTys0P3iv0xr8GABfVYbu35sNfWuoW2N+4s9evPDoWNyy9R66qw12LPszW8eP+Sa0x69+q2U9re5RBZXPtSFlle38VT3HfppVfYCs0l1VlRlzWWL4nvxfVf93CdOMsO4Rp2XGQhpnFUgNfbFK9mjb31Ymtv3fVl8k6lzWNkU+1ONGxZ5vTlaXFVmOFh6eo34KOV5Wvn3tCdl0ppj0U36ImrFq83Gburllk7S3y4QrrY7RjUVEVWdd6ns+XVt4qBJrtluzZ9UOZuAy77PNZ6HawwNog57DLJAvcBHf/NIjX88MP9NbBD+S7GlOAXA178S8AGWw3GWI+dS2ujAetQ33ct16u3cyu+D0SGtWRPtMax8zw2COvC268rX822ZFph+5PKDDHnzc9YnXOV9hEF9JFGK12WN8R/Y6/Szr30BG++TLcL2Usjh+2vwNx6pPJykePyXHb/9KyyxPNbi5XE/uQjHcbToi+vxL+4fnbK8Au0L6/YWePxVSyhRz/6GVLNhFa+Hq2ISf2TnZJy96IIqS9HGNIQaZ7VwF3lJ0CSW19dope+9LWrQQxC3tgAmMHHpQk/C6sZibCGpX7oaE4nXBjjfJSkPi2NTdEZld86YZjLREaI6JAM4ox4xM//6MdaqwLR7la2xG+cZ2+jgx7NNlQh1vknZKxLD5kWt7z3RA8719rZ6GJjM5WFaEhfUxx32KbDMjanip5CHWDINSw+pSuO1ZMSwmpluj+1LDAVqpwGvbO79whvdEyj434SGDqi4edCulEgw2ZzNDemymYDs5nu0OHGKabxjhF7GhupSDGgse5ip8JdsHLVqWmVaYwdWpi74IMxbf3ujf9jJaoA5kalaW2RI8oUyi7mRqa5bJXGpBrFkIaeKQ5GX3YjJRTtZiv3IetD8jnYEn+HyrG1rGAakibeRtMsYiYTU8scG7ZkJTB5OWxpIpSjOK0WTvcgqz1SLI3ODOnBdvWK/1CIQRRnroAOH9iDUUhkaEOB577RiE6a6PkfhjIowzZhEYPC89nrVISsT/3Kmdex0+9I187cOQ15BmKd8RxUQUzFjk+YW6DuillSWNGnn+NTn2xAh8dsUgh11bpka0Jlxo+iSlYVtOlD85IqHUGPL/mUkBth6arHVdKnyPIPvWLK1L5M8HxgEiCdJve+j+pvgiEiEu3mWD4GPQhKk+QoA0ujoLTODnbtqSDERjMp95EPfeVh0pZGJNgdnS9HeSUm/KTnuPApjacUdZ0K6ZeuqUKOQRUbz57YaqFs2iiC+HldrRyEvgf6BZqyY9D7supH06CrHs85jGE6UVB77EOhPv/oTEN9izjccLF7rLpraazZuWG5y5emDReDCqtK8u3GVfYikBdZaivNHRKVgb3lHXGHSPEdE542m+IAuRRNweaQkW98VVV98ylwAmw3+yoX7Q5JrB+ddJH3wk6SkFuhC70Pvuh5LeamqMmdcup/imvSTr/WG++OrGEalWMqq4fIV2oJbeFazxTXet0hYTdkxqTwH2+mPJ9lioraLBa0zLhCDEO3bTwTDRVPPK2jKi6GEu5NqpQLz4zNzmn9TV14MdU2fMZyeYIN25HLB9CSYtducMPwe0RXyxb7eL/4tGd8dyehztVYkwSWqqfq0R1C+Q1wQrRHZNDxWzgbTnNHnir/OmPKIdJysLL4uTKM1GYX7u0UoAAFlyyx+TJ0AvBgL5TQxaD00hXKK79Y</text:p>
      <text:p text:style-name="Standard">YmwGs9W106lSn2CVDXoHk8LREi+ps4mPVNklH9FZ9cmApOaHCbSzfpoPus0FkmvlBeqVXchdaM1dfVLLnq8eNqPBTmEXSXO61yXXkmGlH1fX1zTwFNZs31lRaUk0pE3K6qO2lk3vqFQe6gnWujhKK/qsnaXMaqmKT40tkcQo7PZ6To92i1+WmvXudwvwsMRWlanUx573qVB9qK0Sr9PY2mxW552SjsveOuHD21pGiG4JXJwt7qi8SW52jS6uzVhJaByDC3Mfb/d+its0McbVo156i6+Z/xWv7AQS0wQ2mPiGle3dLRFmsd51kP4CTPGh1X16BLTWvjTPEM9Yh/N9l7XTinC0squRzV7Rgyktu0vRPK/TxCS9d87Lfu8z55HEsrLRi8xTrjtnsdbyLcvIYXi2Vd4yoxkdQTnPT63YWzSTejUbtr3ZkdifUpcy8OR4VVyhvZzeldDXhrW2cm6betx8pSht/vdRLjbS9AIdikpX97TD8Z1LLHuJ0avsr52d3hl0JdrZ/TKfzWVvbCDUN4Loj8ChA6EX571nVuosnXGbWPMjJAh71GcqhopxPYbtodcbSICGFObSMx4BE7zsAWlRr+TzeQdVKR55TRK87F7y94gGyf8YLfw0lQxZzZvLl87F+EdZi5vIhfp9qy5dh807EveFXiDVMZuJiqnO+jfLUq2sQq3AoznvKaDziJ3t+bGDeZAJ6quyMq2Wq50c0j34ST/KiSUMmzT20xH/6JH5651gs64iWZNaqzfo+povKy3zMcAHgqgygSqW+iOa0Seqy6gRFC3+mTxGmyEZEsGgixI+Caz2SQ/iKAzbOhTLcAzCQSjH6D0rpAzFqY8eySTNArKaQ721Yy4skUHwSxIGGZ6Yeqf7OzS+OjVe6zS0EZ1gQho/ojWbeaTwyTl0eCS0ShepwqDnqb+TQiUZwzrx0R+IkiQmQzF4S6q/+7/V0qolM5r/UvK6dAuv81gbT9JD+nIlTyMl14OlOKKmVerCJVKcm2MflDs0mWsNLWMaXSqzmJMysQE+qrGgslIaBGMnEHQn4PmWS7zD82M6CaMXYfw/YMO6IiOXn7q8kcmsBqK8nnO5PrGnOmO3UrQy+ItDccmsYqxEx3sXBEOh1BE9xamb6PkGgUKMxIhCyLiCtyicK7xCDXEyqIK297kcGXSpw6I50bkpbEEZbYE+54O9u/AUjXkrHMkPtwrGputH86q2shogCHmqOruhWMlGQbuPbkKHH4OLemORiayu+mqjQTomHcpERJujhWM2ZGq/QvTDE1HE19IiDYos6iofnRJJA3zD/2jEHElUIGCJrQfMKOUqxw9SE9pRGeeRnmjULyJjwezLp4sRQQaEQOKhudoZnwTKwXZrP4yqSNGDmDm0EHdrrwdKIJlELc5hSZWjqQ4UMl3KSFUMEgWEt/47PtaCnQRcoIk8DtvoG0IJIsEBDHmcx95Tm8k5xcxiPqWBktOrlyCkSG97tgeMkiAEylkBKRQJMV0qo6uUyFGSQz9aG7TTOf9rHV0MrJgSSrahyMoKuUEcG55TRuTRIpzyr1ubLhaRovPzyVviwwu0Ob8bPz9aNOM6S6DzqlKCpFQzR9BDO7TLQ205R2L5wKGTGb1zyfNjSj8EKbdBOnuCPYxcGI3Mxv+QG6bDY8kas85pciJn5EZNYU0aWi1y6SVuis/7JBbNKyT08iLYETGRe7sEg5yEgTDM489I+sRwvDlqkpDWa7Vnek7C6LCBsj2Jkwx/IKKEQswrhJKFeTdJBJ/YMR5z80dikSiN8qWDsQ2EHBJ76qc+EakqijWL0ij5E5DYDFCZoq78CsVJTA+duT62CpeEeTxhw5+VQzfYWCIdzcZ0e4vRHMaoKs0Xa0/RKyC5CzRbo0g8s6Og89HZyMyZTEJeC1C57MMLmjSMNJmB5MxC+jaGgTYW4Rz7cjWJjDcfocVIq8kLBK1ascwd0krXYFMXmcnPpCbVGx4ZTCwaXL+Egz7/EnzRkepNmuOekbwZrzyRYjutoyPB2fk0JExT+vEgkYGO2vobyxCcNisiD+09MOUfLOPC+WQlTrml0wtDtvJL89IfJo0SuIyQD7vTYrKvW4vGYsQdLpzDhEmkY+0mDtq29PoUlokVDDIqSroW+HJLUsKy0oJRJkvNT1Ut78JHfcMz4Xwf/PSuwaO3JXqi1XHXR4xPdzHOY8qxKOUiXLLVDNszrdvWmFu9/Tu/RjuqbO2ZtwonsTLPqWrYwYOb9Yw92tSyfaGsn6FXgpVL9HmfCMMdy4swh2StBeUgNDzYAcXXGjOenqMv+qJY5+xGBsXEL9tGZh1Y0YGvDjMMv8HQ/8oQotw7zFeNM+NxExSRVjcpwUHy1AKhxCyEJJPsyKxjyvtEmFU02Z7Bj2Y1x248rR6VyALL1pR0oJZZO+PcS1u9vBgUEfZoSn0qSYutwzq0sGSaHnSTTnzJ0o08UQRMTe3TMDsCMCXso370qGkNuAQcQbrznQtELqcVPfPrSlFdk0NrN6ExEFBLLd0QyKvUTe8hJqJ8ofQrN9OwHrtMyhOlSlzqOqX1S9MtOCFbKlpxMpO6NOzUvqbpH1/LN0iVyj0zQKOaHaZ0ronsIFOtnO4wlCcsKN2SDMAIWt47MCwTnVJ8omcCU7NbvaJUEAwKsDpZyK9MHi45LXs8QRwKEv/vIk2U9CVHK1rf/JcxSbicNNXh1MkVcdNpqteXxbIioRLhu1yCCy3AZb+z4bdRIy+YLbLx61en0VH3OtKhcVPpLdDBs1K0ezV4Ul9gpbbh9RgNAa8M5JQlyiCR29aiSzsBBcs5PM90u0Xa/TPUHSXjMeCf6k5rFd0O9DtjRD9nJE5aNc/GnSAKcbKKuSZN41dKXLwd3rlnDKWXRVJ9vZwILkXtiZuGIwzbasee1VAOBFrn9S0PbC/JYz6kBdOx4t96gdbHxCXIk5fF87pqZUVCXLi6kV5SfEgWuSABS7iZIdBX0ZAh3kVB45gVhad3C1/L7UdZMQ+SkT9E6jJuFav/Io6SUcTSd+s2E+nL+b1JSGrNysrMnvpXoQvlDZ7TDmKNSMUx1IUuOAw2UdWOQVyyDbSgAFLaewlXPtTYZltaxZ0/38WmFpnJqjoqU4qrtAyTA+RK4p1ljj2Prou3rcsmDOQP/MFIw6rBE/1eVwqb3xVl75UV4BAM5IXCymBVt7CHLra4NWZXttO9Bdam+srVGLygjEKdG5Euq8yNDxIqc+pVvsWS0VRWb5RQvyy7u+pBafXaGsYOaHvG/0LFy2vGFwvXJNTT9qk6Pa5fWA7NtKHhA6tDd9WgTsoSB5vXYV46uE1g6MKejUZNEtHlFMoWsWtbmBHYeZMft0S8t8qR/4PMUoetwxhNZeUDHglsW5Ylqh/bOnNb5ilNY6klTg+bMrWbWArEReGxRjmipo50pY8FxdRt4gQ9ygoOmAi1W1HNulERjno4DB+6PcLxES4+ZySSk23mvneFnTi11Gfd17S54ORkSlEtREyD0YTlzD8LRUmlla6FIQHyQ80FOMLD0gk2NfUsvC5xEqyxLF8LmxIbvxOumkvMV0lWTwUd1m5L6pGUyFz7Qv8zt+nq0lHG5EfKumreKhHDp4ZlsEhE0RRSS9TWjcH6yaPTN8SF30rD1vxSrZbeZlcLmE7OGZRRNhwcV+Jd7orWU17d5G4cR9cJOGhmK7pN5O0GbssyK/9j7ZwhK9zMqdu5yNmBwi2Kiwy4hrNQ2msP3hZMJJnr5aLsBTiidKDqGp3T1j17HjiPaiTbHV40GkYcTU59teTUyzOX7mdd5h3YcdOsk6iXLet6oUijRezso89Q9s2A0+gfW9e/s1cFfqVCXc4HRmCtpdVYw9JXIyUVFau7/FqcETuSvb6U+6UiAT7xzGl8jWyThrvHE8d+LWpTkj4qFsSO4b4TykWvnlqgqtjM26+5BcZ43UP/WzcVezttYc4qd2qshiSQPcp6hUaapWCxBhuKOmt3uGJxpozCHJy3jm/ggjdMPhqbJOMbXy1+fWpr4rDVci9N+hUaHdtWyRSEhUb/7UhGCoJlgK0itIy99YJsn16lgLyd9JHVnGJL+8iVIr9BR048BUVpNTQusv3u8blmic7kgRFA4e7kL+rKYDtoWyZlv/zdWWSkVNIhpekRs14tAn6XGFmn79i+/z1WTA7KIlRscJuh69nUtU0wKjN1ro0TYx7dT9deQB0koEJJCpFTsZ0QY1ZAG7bmOZFWURXemtwssa5iQ/EhnqWMRKG4t8Bz3yI8xcRBt7rvdy7Od1pT4tlvRW6HdkgoX6FPL9GawdkVuvABkcqzmgyvSKLyS5Qs8tCpo8ac3gnjjdu+CpJ19HKTXK3ycozIkI9y/iVurVNGAnz5I15GbkzhAq3r/5CO6V6aU5l98Xzl8ceqRBVd9o8nnhjERpEGZPq7GBI+9BmjbHtlu8qjcTpMFaVxGDMP+LLO8GPFy/vtzqyXYW70sJU0yFquE0kkRIR9bjosmqf5+o428moaWRiErTaP4uvUdcnZmX5I1YirjHtv1d7S9yOyZLiE+230VTShwccZdLTVKApl51MxdaIzsihSGelger0b8k+WIduFoXXTVEbDHmMSJFpttRwrOl8uQi0lbzhFjyxcuvFMJgltVw92MDcWKjjxvNWO+dS23tV2nb8KLDM91uIX9j+NzZn5lhNWpdLfzTC2U6PFKRjbbrsMbuGE7TFE971t1AdywF8db/9+jy+8DKEWYR9E5u8MYmId1/xXydPPUh9fm+ZIN5HyJ8FchP3yzlwdP2LoAIhvndgM/PbvIMKD/uwtvILOx5WEEidSrGjxIsaL6tq569fxIzp3IdHZI0myZDt7IuuNZGnPHst69r7NrCnSXUl7KVGefNnvJbqUJFO26/et3jd034Si1NlzaDuSMkMK7fez3cacUV9GTfkzZkt0YFmuHIlTHUyTQO39vClWLNu4PF82/Xk1KN6tcZn+JIlWJs2YNaXCDVyTJs2fgUM69amzcc6cT7vmDbq3cteaXnNe3VsTsEq4Y9+6PRu6rMiUf9UyRrta8E+0pc3Snl3aHlq/uA//8yaLV3LkkyftAhV6M+dxkSVN3/aLlSNjth+xnvb4fPpG2buPy24dWjDitDJXu/U9VnxctOGjgg4PlinrteBh9n47nvfXz59F2ycdknhwHFGW2XPqWNedOwWq5BGDHemU4EZBZaega+gh1h9oGcKFIHKWkbVbbqFtFqKE7nxDEDEEVcQQQw/Zs09GMco4I43UCceVZYuBltpJetGkVmQ8sRcWTuGpt5tvqbWDCRgfnGNAHaZNmB1b7WQSTxzKeHLOOVa84YNwEC7Y3Fo7BTnUcJepxFGDJBFnkpQcjekRY8zV+V+csmUW33DKAfnnS2hFFltNrlG10UcHUlehlKeZ/wUiUMclSRtwlgGqlWV37fkYWlsV5pleaiXoWWelXrbZgPTdtVZwPt10XYOwxvlqXg4OmGCmTnXloGRe4QTkqjfGR5ymp8oFZKVxoWnmT6yqJWizga4lbGSIWpcors6e2apey7UKKLKX4bSSTXA6qhxdafZF17rAkbjbmajeuO23rRKblmqc7RUhdDh9VRhLAhHEhkEUQXSwQ/bQuDDDDdNkIaSt8lTkbj+K9ylNx7mpb6/F9aSOOmJY0KQVXULZz2+s1tPOFR3MUbInc7zszZcoT6VsU+ztJ5KOpNnkaFTIZoykro2h06y6mOVVnFzpVYzehykZ5t6nOtPUKdPw0f9rWWadpUocUXC9+ZipGpY134cIeudbVOSGSZtgLtUGKaPbeTeuua/tBxqarGqbM6aOLkdpbXcGyqZb0iG+HeKyyqldhZE/LdN5gqH29Nn2xZXxW0NS/ilo9UaKIW9Tp0VxYqXTRzVg3sXVrl24dq3TlNS9SiWEAjoYq+JUcqij6ueFx7lpuunc3Uu/OqV8TgYi9c2JnRQ8EUMHk+RPw9lrf9FvwDql4YdI7/RWupVuJhO5Z2M+k0f2pACGJ1aIwqUoY4RxOEjuJAgDGFaQMseTxjAGMnihDmBKjWyuNZJkIS1Ix7oVVXJnkj1J7iO4WRzkVGK3/F0wN2H71lYEhaz/eTFGLW3b0OQwhEK13UY7s/EWuVgYn6Yl61S58lS+mCKYVN2IQbpamqZumCvFvE5iwhITdgqkREPlT1Oye8xzjBW7dulKeRPEC5+mtZliFWta9dqYY3DYE8ngRF8L9CK1GhQrfm0NjWakC7qo9bfMXO07j9INd4CjL0/5RDiiCo6fwpirGT5FYgG6jEwItazdgcRqmkEMQaK3ooXs4yUL2R4mM/kPslyrfSLUY1xiWJOXsO50C7RU0/r2G3eIoQMfIIUnHPCGGzjJADmw12PygQNPeMIAIiAEOvyCDmLsKVQ8Ad93VHekCqnSW2kj2w8dI5wtFnFV0SwXTsxWEyIO/091RAyfvhqorY19rYgDWlrq1nUvqa3Ojhkq1HY2iMITys1bFQKL8jiUR9sUTlrk6uZ60pRFbkGmWcijjQjtpLE14c5N2DlN43KXv7tRdDTtaSdqGDM093wPLqm5WNw0J6htrY10wFtMNju3N9Wh9JRF41pQdvdDxCnwVRacTqJ6tyvbeUdvAG2nRTfYoZR8SDdhAqVYNiIw6bGhIldA2PU0KVWHlW+C9cFn9zxVT2qdryVPq+N96gEyGDipBKOwRx8+YAUoEQZ90GuZAc5RgjqQBHrsEavtQAovQFHRhD2Kqe18qE7aQeomnqTQaeKZQO7oZWxXjFQbWfVJp33on/+9wWZh79RCeCW2sq5jjdb0GEQeLg+VoPHaNAFrw9kRSIgs2Ywe57XYQwnIWg9d7AVfN6pSPXG0DlJL7HDJx4GOFoix/WJTlvXYZ9nLim5kmhqnoybkSmxdujGitu7yOYWesVHo0qLR5oKsEHlrY+skYVVruJZ7vXY3G6MJUcUG0v98w0TQYwMxOlGRhSzEB5acKoBnVNedobdMGtWgS/TTs8ThzJhiZEs/rnADTfgDHWIg65PoCpy2wAAHc4DSN9pXEpT9g13H1dlFM7ddeA4KsumzKqqY1mIuFnFZSPIOStHzL+HxxpGdUtdxQQuqIUITte0d7L2oZtlubtY0bLv/cbVwc2C8DW6zjJrbSI/TMw1tpm/q7VVWq9w8SOmmbn6SaAkjup1OStSTiZ0N5fQT0jiTh2h64+YoNWc6rDKPjI86aTuZzB/P6fliptlwNTsKthzxpjQHGpMSpWMdCb0ZxxDbM8YwG6If32dwfi5f2xRDkIE0lSIsaoh/A6xqjCRYK8Hrj788RsrnAo5zH8rx0JSysqRIJ61Put9+StJKtYrABz7QizrqgRR1hEWbhByfF8U3pdyO7dHMdovvFqfQDS5qLmpqJknimF4yAqdt8CTXnOkTOSzH84VwqzTzBOq3Pa7Wqj8uCWhmh5cpFo215kRnjR14o9IEVqJLfNyY//5TRVNFMYixc3BM/VjEGk5ztZAJpmQI+cZgharPzglyuWsVKyJrfF5vDDd2Q87OHCenhBrMo/eC5ZhvlXGoRJY5yNFrVe06DU2J1A+eO5Vs6BWkE/o1NX8f8tRVM50iEcLquHvSFv/I7Z1JuU+IomXdBybUMWLQwCvZuhYHWQAHfDBAGK5ADP/umy7dEhahBXMk4LkN1I9aTYtjDO5zsjZN6IPnX278ubjzJ87fZMy6NpVFcsJUXnxn9KbuteOfzaeltrFzaW9mzzdzVobebTecDgyWnrVWmskaVtNCGBppVWjzyUHOo5WzxurgVFGSU1u6wQdrzG70ez0mGo/vk/+4o2aw8lf16Kcmv2W7VTfR/+L7zgqLQSXKbkIo1ydjKlfo5Qvf5R8t6uqR02K09CMm9z2RU6HKkKazHyHUaTFHF5wyH4lOuejzmWGONJQfLeVoYvA12lXYz4lECsSBKBjAG+DAJYDDOTCgLwHTBWHLozkQx2TXciyRY6xKgljQ7RVcv2jW3bSPSSSepQxXh5TP6e2VY9TZkaCNfzQKh1TQXjmZZoUfcMnRX8UYx42EDnWOcWmXcVFTVIxWVgCIzp0LntBWm21gXuHOFsmUr/RdV0QImEEHq1hTCkoRDQ2UyYFRrszFu4TbxmAceoGNTiWaMQkcAwHSEdbFStVRy6H/y5XFUWsFjay1Cnn54OyMDcXRBcixl2Vk3Tbhx+lwSoGgiIoYzFNVkn9hT/sxHSYshGTNxFaJlgbV0cPoleVtHHhF4FAox8OklTfY0plZBgzEgSeIwhzwgRVYwSrGjCfYD8qAXM+Eh4r5zNbNGt7EGnBBE7OAV6qcE74h3zPpzXuw1Hyt3G401rH8zVAYC/Tt4SAyY5KhB+rMF3dpmYhA2UlkkORc37nA2xm5EOgkny/+1XPFnBktVKOUmTzhj5tJCAbNSRJxYGLNnYLN13mI0jL5nmEQEbqtFAuxoXcpCrZch7Y13KslCchJIzv5G/GERH2hIFAgBVK4A0I8D0sc/0STKSGbHVw9ekfosRO6lFE3TkyO1Fc/DMxAVIQP+MNT2YNDRMQjMh1uRMtMbJJU5CPn4FBFXsrOFeJ9GEmDMdtP/l8taVh7oYUriYI58AEpjEEJiMANxAEAyZUI1BeP/Y2smdxhSZCQUNqEeBc6ZBuiFM4+RQsY2ZAXScsYhYsYpku+wGGmKdndCdUcRsefKZYGoV6BKQ01NcW9Vc3SzM5rYQZbAKakzZTGaVAF0Uk9ygpkeqKtxNQ6FeFM0Q5T1IVJekwakpDjtSUXptdg6cX73cgnIU0arVZOSWPJiaanHIfoUEacKVlmndk7mopB4GQhoUT5QY9giAV8GcsRNv/mjWQGbOwVO9mMZiCee3UEUgyE0U2PRDwVOizEQ/hATdrkTIAEXVgMUpmbrZmE7nWf6XWLdDAUV0RIKNZS2hnUY5AVH4yBCISbsl2Yk9CMf6nlrLEO/u2NVTEXQz5jaundxUGjcWVORo0LgLaX9gUMvvDGvb2UIaWJEApR38kEZeDIOX1OWJVj9zHH0/wYxRAf3YRfDDrmPcLR3GwZYhqh1jTmpqgebh5UNsLJdaTZtBnWEiJWhSyf6XBf9u3lgB0jrulVBg2fP2mWZOZO7biGvCCTdpjEpSxaV0Ff5CAFXSwTVhyFrr3lTHhplZlFdK0RTTmpggQSyh2P+IWJue3/GCSlSEtSxFPV6cFsp6qJgxeYAz/0KT9UAj+YgxV4gTz81NCIz0mAJ6DQ0YimxcNkVYhYUCl8wCjSlcIxhit5QwmEAfQgTcsw4FypA5goCEm1WHrlTxRRo5jY1t0dCqTl5S56G4EWGVK515edZE+IJ6QAmi0+Cj8xqNpsXh1lUHwYU7FiKCqdkF68xw0VDXwhK2vxC5FJzBw6Zr8gpG21ye2siW6xVm/5IhWGU7x5BnUJ0bzJEXIlnlxkBZCoaXh1zDqd4XmNk99I3Tv+CW3K2aekqByqaFZkhjiQAZ/yaZ8Cap/OgQjUXAoAATiYg8OeAxmsQ4R2Rm8WmGh6TEid/1BTHCZYTMygKJV0JiL1+IP1yCSeBpieOqw5VAIlqCwlUIIVAIE+jBKYiVImBh+lPNDHLIoVsolmYFgAboXsYFgJYIFRcg1ZmcMY1EGnYuxl9ep5aN2YHUln4kzOwJR4cUW9DQnFmEfheKh8ueBorBwPWigOrhcaNt7R/NvPMWOqhNQ1zges3lislShkeV7ehKOdiBk5ctm/bWjKNKYbjiE7iuSJth49upeaQelYGmRJjR4yxp+6mdJHvQZeaBNH7ROZjU5BGlwSTVvR5EevOldJcNXNNWdmjKk9iAMcOGygsqw5UEIlmMM5aMD1vEHDsuyfyu45yKxBYOJCNiiIcv8Wc/0LbvbJBVlmkdjXQKSIS9YpOjyVdp7sVAXsU8KBF2QvGZDDHMSuOdzAFczeRz3jMGJXrtjaJTZN4pHIw4BdpYZbX+zPBygtsE3mKR5gDigHoqTgZPzJWdjO7KDEjuaobQBwdtwN881cmghSjJ5guarg8vC</text:p>
      <text:p text:style-name="Standard">eJhbitplZDboj8WxuL/5l2LhmKHVPckJffpzXEOoKZhYXcLzeY/6vbTVpa/SLE0leZergb2WNuFXGxWJKaFUsRWIcmIWR7EVGIJkq2kreXrQmyfGvtgzr6tmrIwVpIVYrHuGJE1kvxGYvFmcvEHRDUIRDw/IBHABBONwAPTzsDajEUdALchlnR+3/kMvpjPE2TSBBz0xEkshKBENIb/ROL/VqkhXHA/TQ8SjAAcvSwzpYV2YsE/mAKAqZJF/YkwGjhIMkG1qpFdqF7wW+BNCugg/wyk+c4ofVgYEwxZ6pzjVuqNN0x83Yq1/Ji+lxqHFhlSzfZdxEKJACXfSJTzM+l5UC5uk+6/iEJvD4FHrUzZXdn66O3V3aaE+93Dg6820sxuMFJir9JYcGjo3Gkxjm0aYRsENpK6RJ4ESJ7fZd1c9wDr7dGIrt60y8IF8Wz5bCW5NSn3VkzeUCXq32ppXGxWFuJqVYryEHskDTsT2sAzjAgTxEhj/cgFOSgTwERWJ8ruMgiu5E1xkd/1Ucx6XQChau1AODsCR1JoT0OgSY0GQfZxIWAIE5zEE8JBV1rAM9VMI53MBC3JSX6VD9/ZDX8ggzfqIYRgVSZhjGuQRalN05OIAI7IPP1APYyRXTGgivAKVcfsyaKUcHL4ftRSBk9hTP+k44ek9kMIUrZ5ynXcq0dCZeLKhJYRS77SK7CevhaouxIlowolJbHAuzxli+FgvfzfAPKjNZAuu1LqFFb+tuKc4Q2Upm1nMRe1yXVagCpxxkxxYOsWtjuKtfud1fE0tOzavoOAs/NjEiNagyrWhJavUTRYUkCCw4rIP5YYVM1IQ8DIE45BZJBGzJDMGYqZfOVeljkN4ZEf8RoViMUZ2FRwuMnKYf9JLsSWtSAdLuEHRLP6SDSouCzFrKUoxUkORGTByERSJGzV0PfZCSiUyyWAGnUkAIfv6aTh7NSHyqXGGBD/RDUURvB4iCKJTAqLIHHRsqPKXOY0/KRxFUxZEWtCHrfFgWeeyl6TyxPm5OIbrt2Qal42HoaFsTX5dj3H6KldFtWsOFiV7eNsf1Nt8l3rQtkQlj9xyXgfV04crmiS4UVMfjmZoFPWOLvpZnXSJpWkhLHSmfoZ2baWvz3Z6LQZ6pYO0Rox3ahLOKNAp3siQO65oDOGjCWnjQdQlHImECEADQGeMV6Cxk4XG4Sw0Vi1FFn/jsFkH/Usg+rw8otX+ZdHNrDxbs6TmIwBWAN0PcwDmYAxnMLN7FFhvVVT38A3hiJ24ghMXQcSB2jfcAoIalZ1C0A4bJ0tqRRCvNwQHWwdS1Wg+XCesxzhX5ChWvqjfvIs9y0JQ6i9aUptWyRp/14WQNd2LdsoAvs2m73I+uaB56mxFRUxA5xvjqGGNe6d8+SDmhcLXC4Jh00JliIAsn765YqbQ6Hq/YMLKgsllTy2h2oR/2TWWup2TLhRGX+3RYeKUQ0okjoU6XM49VkK5HFM+NQhzwATiEQ6ra+D3/yK/EAzjMARAg+gMXUsV21TGKkM4QhnMR3NAJhMOvyD7U6X/N+fak/4DA1q5wLAUhqLQ5yCzOyAMZ9LnD0kM8wFM9aAI4UMIYSIKeNiw/QKw89EOJVSQhDAEcnEP3UjkQiAO6WMAHHMABSEAL4MMUyMAB9MACzMAcjEEOiAMQeIIl4MMOSAARrNUsAYEBPkkJjMEctOw5wIHE/ke23laFvxi6zDV/Pt4rM6buoduUwU2Y75i77/syQle9WmKFAzvbk6uFnwc+DrOKttyT6V+HqHATc7N7mTgSxto0T2s1p5e96rIzu565ID78nqXsOenLsVmZHmQLU7RETxv51XpOIBNRDmSSEm+uRyZFn7CS58tkqSEaXTVx1JO7rIU4jAGVf0KZfZC4Lf+PD/D5TC+E2F5a5G7udvver/SsPEKhRNZxQZTaRPSXdV4SxWuPFUc3XLyEKoACdEsLJvC56zosJZyDF9R2XHixOYRxGQ9soJJ8WKu/7Lr/+se8PfiAKsxBGWxAGUjAAQDEhgMbCMqQwKfEBz6U+FTSIkFCiznnrMypaKUhv0qU+HWcA0QfOnv2RIocSXJkP5Lu7Kmz505kO5Qq27nrB9Omu3bqarbcufMlOpYuc/rk6ZJoyZFK7alUqpKkTJonTZaEibLqSZRBt7YTiq7eV5hhydr7Zq+e2aA4hbZ0i3NtW5ci2YZlOxQrSplZlaLz+tdvU8EjZbr0OpKs38AqGQv/DivV3t/IPCMLBiyZMV64SNe+9Imz5k+eOkfflFtTaD/FoRc31bl6tWuoM11vFan6MFPbS6ny3t33d2S/LGH7BH5cJmbLsAEnvqzYN1OrYtFSp6zybGLtYMGqTcuZKNfQpV//tCcJjjlw4SpDRfqXvMhv+oCYOxfPNfC8JndHh5w2O+68ugodlWAasC2s8DLrpn7YIIaNTr75h8IKKbTHnyt8uEIkfyz8EMQQRRyRxBJF1McL+0Rw55sJz4oHHHPgkIcwf4A4xz4yhoiHjHMqMccLfc5Spw8DLCEHnDnG0EATL2LkBw5xwmpJhDn4uAQITdYBQiFzyNBHHXcssEQC/4EOOGCKGVqQYKADZoiBD3re6AMIcCgJYQoi5piDlDGAGMMcfs4hI54herTvhk3M2i4xlhpTyS7uCIwqOsGqumywwC51jLuyzmIpu6C+i+usUtXyKi1GOw3MVJecaq83viidairlaK3sMeiWaw6t6sbqztPO8EoqLFfdOou/pDbj6i25UIJJWes8m1U4yGgqDjrpfpPstpHYWok6upyFa6SjUCOupgZZAo08dX/Kyd12c3r3XdOIUwsuA73zrrtPxWprWc1s00wo0eqFF9bDBIMqwf605Uuy52DK6lmRXBJnDErIWafFb+6V6ZspTWpxpHXoMYceeXg66+CbDDYX3v+iksqrYpBfcqo8v0aTrNSwvomwkwhF9MEfe/axx4eRTFya6aaZFocMc+bQoJ96XLJHE4XOAcIfdM7SwAp+6OmDN3lOBice+fqI0b4hokJnnRjPcfukPrxwI2lHNSnHHHL66EcddeS5hA8rDBDhirT0uYEUc370QhK13DCAEk/iacfjfYbAccao3PkEnErgcMO0WE+66S2s9opsXpzifeldgE97b7S2KLYtt7fflszhe/mj2OLeBvT1q2ADHPWuf5NPfiXP/BW4pJJW16+1xgAjrC2Fnau+WrUenSzi2KzXGSjO4Br2LdRhjjfddVMbCrPyqrWp+2t/yuqvSXeXtTf/h/fjTVYmkQr9ZoWu4/inNc9RYKd21Z/+3OVYnjHXqrSjluP1S4JueQ/r1NUgWIkjDuohm2+wUo8AOeof6ajP1ooWvOBU6nb221eACuMbZGWQJOIq4TfaESEfikhDGrJHEJ1WRCMWEWrmsAIcvNBEMoDDCpU4hxDS8Y+0YEw9aVPLSDbHB66ZBXT88CIm+EOI+nhJSFXx2T+agokV3qAp7TCZOcwBBnEQxh51uIQ5KPGBVdRjSvRR4hfbIY/0kOMTdAEcfURhhRv4g2XkAQpzalcUiMnqVTFhjklm0y1TqQpUvsKXBi1YnbRAioIYzFWjLGUZmmnre5iqFffO0phu/9mPgZFKFbC6A57OuGRIggFmXgS2LHHhhS6kLOZXtoJLBS5sKdMDIAJlQqlwxYVAEOSMInPCTJdV8makeZnB5iXJncVMNG4RV6RIMioA9ep4ypSWwK5WMfiVk5zfu5buXkgzEvYFUwpTh7bARRxJAEqMgaLjQoPEk68cxh3+YJyM1lEPl5HvnB3UiTi7ybzjHAiDiIHNLumljlIFDUKdGJqGuoa0KxwRpjEVkThSRAlzLORHdBzbFUhylrh5SRz/MJU95hiHUaRFE3YyAAwsFTIYAXUpU6rQWSR6jnM8UgzucAM9KAEOTaDEJSlIER+EACawnGUIczAHELCAlnjgCP8kc5nSU4P0v9tAz5qyiVk43/UZoARMfbGbZn8YlpJoBkZhu7mK/7ZyNU66xS6QzSW/CIY+bXpmsXXBplumKU3ghA8yq6vh6sryKO49xjIOXaAC96osea7rMwXj6DjvYq/L0M9+8pMlAQU4nN1c73cOPGBwYgg+TXFQLwcEaP12tUnntJJ69sRsWz6l0YONh7YuO1/xELu+nF0RFY7jSCX4QYlKLCRIjwUVIW6Aow981Spb+Z9daaOcd5bWM1W5YXh0UxKLsghoQgsR0YK4IR/IFMEIlgQZ+EBHfjiYHx8QQSb64aKqbo2nvPmG2cxRDnl4rQ/koIRRmQW3GI0hcrz/qQch4gEEOIBDFIGawyO/gQ558I0e67BdO1DEhzm84Qqvskc47OSFdNjDjFJLWzXB0o91KAQOo+BrUXY1ms9USndZyWQDGSbNstwXg2NRyzB9aSoaUpBf23snSA0rZPrKcJbWWhirXNmt0DIwmKHSMyl96ZJIIWhKYP1ls8rFrIA1Cy78oZatqpWt3BFUepmCKFfGNZ3tsqRc7fNmzMSST3xKkqPWjU9mJds8XZpyhtiUHT3zuxR2tQ/WuJ0zcP85TXRE95LXi0v/dCgScYCCEucABRCaCARjZ8kfmPPYN24CNbUa4G+9cs04Yda+bw56UlkBaVna2WhVLcprQftG/9BEhCF0tPTcCVb3EbGwwiF4RR4MlqLbrlJVOv5oI4HayINTNhIimwPFMRlNUs2BCpXdxAcaaFygOpJTK3CNh1vtsBvyhw4UWcETKwoZd0BXibqmIGobybdCx1sJFFNGKeXjbLduY85zwZoosdNm+Vhj61fmbjAJI+69YMgbngcmlHBR1S6XhZRKu29B/4oU83Bn897eGTLdctRJzgx1Ojemls21lTiP8toMmi+w8jrYaeBXoGlXTydaJ99ygeKbffrzhcMFXgG/l5pWetbWylntSLsj5AA273yp+ySaQ/VlDJ6wM7mCzziH45WDZpGEJ3FsyfhmhTiorISQNh3+Ev9IZzDXsISCrmdW0tLkejwoQhMKUYGHuKF1v75pIM+iOkzoRhzlGHP1QNGDO6JQ3is0Zerox9oAHrnJ/xTFI9GHEM7Re3DAAQhDSNFV/RGWOsCBEuXQ8VXakWRPkO0b9dSEJ4BECHtgIQ4N/j3vcyqjD/9KZJBB/FmwrEmabRm0jw2emVHNSlP9KloM75RMifCqA1Ukxeyopb98A+pgRZ+8rXtiooH4b5j2LJhci1iCAtCYorIy6JjsaVxSZ76ciTmgKa/4hz+4ZTCSDoKCx3yYqWAq6a7UJX24jrayC59aS/KaRSbcR5d46b5eKwTDY/Rgx1xcDprGJ7FuBwX9SXr/sCXwgqt52kIcsC/HTMqEaI9kUOUb/OGptiYkqGJKQs0GdwacoiXbFEQx3kk+vI2B2tBjHKQTxK3c/MHAROLAYE8PSUQSpg8/TIKm6Ci91OHCgEAe5GEU3KAODhER5eGOzILgSIx8iMpODE4k4oH8yCEeIGkk0uEGfIzGtArHaARBUMQ+NCBpDhBG+KChxEo9boARGXEUENENxCHIAi2cGuaxjILaPkNdYvCvqKMo5KcJ+aOT7i42bG6xpJApirAHEVDMhg4dMNDrLssFiWdZ5Ou4nDA5Om91VMIwUOKdHrAxUAuVkkPtPE19Bs217km2SuplNIjmFkO3huNWagXl/6KpNn4HMrSRuEyH15rJuLoRNZriuBQG1wgSmvYuMfyRYsyHzyRLGoeOANNiWVDrtqwLNmQPHNbBwBiERYSiRewNHIbAH2xiSgJty5hwU2IpMIJlAH8uLQBPG0sP3MaNDXASiAyswPbQJ0MkieZmkuphjiwnMiSqIh5JKxZLLUQixExOFbjCJcKBckDhjmiKD0oyqs7tE6nPouYIDtbBMERCkM5hRarCHQjOC8xvE7yAD+7j1nKoxGYj67BnOw6Esbaxt7SCBN8GL76slBqFgcSMCAPTAFPJeIRDMBVmKvRDvvaO0ULrVITDsO7snYIpMS8wIocJL/2sLy7tXwotm/+mcbPmYrAWjXueI8teCYD6cTC2SdUKrTAdi6N2jNPgx7u06waPsKQoDX1EIrI8M5QyMyKRLnX4KyVs0AYRKzbCR7jqz+kw5ZhCU9E+0B5GIf3QxoXyyh6GIEZGp2qswj3+Sru+aewCxlkeZtu6ow3LkTu6rVN+BqVUasAK7NY85Cfzk0IC8RxQUVPsbQwwDxPR6CnUCXbQYW1GTMpopQ8+oBJQoRvQ4fE6stB4bPpCUY9QhkZisMemxgfMhRJZUUjsob3WqvoUqTfYjHZY8+Vc7tU66hcB6ypsab6YorAOElv2g+f8kSqYUjGCjrt26S6HMIOWBwbrwllgMwXnLrn/FHKfAsNY2tAcXWkqsu4cGy20yDCdXhC2fElmWoYMZ8cnLEPWFo97MuPRKo4BdUU3WJO+9mPxFtKhKnMXmbQyZy0dJYU10XIzIxLMKiie4ik4RWUh6ZHxDnBC16FaRoP2SiZGUuZDJ6MyxvIE3ZQE5UxIu2N4lCLQlNQmeybcfIg+QcQHjmYfREJD9FM/Zc8KVuRY/qEK+eEjFGUU0sOrRuJTzMKKdAZrwIEPUAx9CC75VCE9JIxFliIcTmbGTtSQso90tgJFzoEUXFUp4mYOguQf1GEdCOcSFFWYXEQxw/FV9iz+5I4ylyvlxOckIisa8QyeCBUzpSVTB3AiBaSU/6Zud/qJNpwpCRPmJWPjlrrnguBPlZIU0XplLEOpsVQNmXZNmZoF1+h0tUzwuJoQexRmLxoWry4rm/pqLs7zfagNB61to9ZRNJlJVKgjz9LsXoWxTxckf9jnOrpH77LlOfMyXxkGPX9uK5YRPdRDExKtnQCnqrSThxr1obLHdWaLPA62BVnTWHYJVwU2qmyjVB6EDkMEQ7Y2afZBVfMTC7wg2DQgJujPHzanbxRVohosZZAFKETgbqLi34xKk2Tip0gMK1mI/m6sI6jvLNwAx+rACLsvRTzBPzcKQcmh/HQiiWREyg6kHs7WEHu0LQLtMwOrdWKUXl4tPDaDMaErIP8j7VIi7UmnaRlDt9BUh7v+0l3/rzQPlhqTyc9edzcKi7BcSTm6xVi6jWUSCJow0l71iQzLswO5VIJejmnjkSjs5VFkLTP4lSbmtL7SkHeCi0n5Jy+iN6Bkrc2Sy+n2tV/zD0GYcjeo0XjFbPDqlZXgIutqlmTvxzwwpqvCYS/SpZ3aIYlmxGL+oTHcAhwz5XuVkDkvk1+eMfOa52roT5VOKvXYYCeDqEO+9iddUSiDhyxTBKoWjI5EoRxgkUeSpN+E4hNwJODqIqn4gAzEwR184AbYJg5EIBy8wKrY5gbMzx44jB7cIC/ogxJa9V5U4qfSyyxM5sHOIQ6GYB0MhXP/VOFzx7WA9bEJEZI2jLFfyQxe0wyDKtB5EA3NVgkx3xVV8AVHpZh/cKNQGe17FC/SLLNlCfj/lEfpsqd4BkZaZoaUTjbpeo50masvbVbzWkN3yKXSRHPQMq3rPpbr1sK6ctA85QV1somUgudXfJC6UG3PQLPo3iJ+AMdgsLQ5uac6b5ZiVJOLf5PXMO1i0o8U0uY1REX4DAllyKCJhIDYatkLbmAdggxcCNjwjNOX2tQkjGWo+o4ym3KHzEJUVQ9EMOQjU1WC9zAQrYDeoJQk5uiq7OEfYJmPtlmhUlg4QqzguiHnKBGoWqTHAsWm7KOJrIrG5OhkUsZlzMIUDbfJ/4gDnNdSK+ao4RTKPkCiUwmVmN4HGNFpeVtL07Kxy/TSTQNDIC+WoWVlR61X0DZFOCNoXkepcwEGdh2WWL4iWrRxdRyGIH1Xk1iCtIL3jL1HMdX1uszwoJ22OMPufUfNKG5mUfVuZoX3GAdIN97u7+KOhNC0yki5fwGYuOQMHZVQuqTQeNGQOhgFi2FSeQwwHfXKXWIDi8CBbP4XKv6WHtqvvPChI8baHJSyMf0nYOHMkjHIQH7HJpdW4GquReohaOq6Do0GadLtmfUwieZgydyimgQJZdygQ4bAAObgwbKSDBQ1mJBPEojCReJBcTsHJjBhCOgBR65kCMThBvr5JP9tjB6gZEPdIsmkeXXOIqk8LiQiSx/egHAWChy8QB5OdEwLK1Te7tH6x+8qFVP8xSIlMtXKQouBSVrSdw1b94lbpZjPOi6BZ+/UOmJO5SCxtJTi9U/rOC7+jDRFhpCtkaMj+R8fc5NkSdL2lIR0zT0MzVkKapB5kVwauQbVEZ0Y+VummpA5c3W/OFScuqnh1x4RhrwDHHQfZrDq9lwPzbWC41tAKG0BG2X7AUbMy7y4eaGC7QYidWnBNBg7kAlrppSAU1f+V9A2rmNaxIG1tmiKhqfycK9hz+dK2oknpJrcQWEThP6wo9Bmg+rcNlsng0JMBTiFamo5pQc95lgWqx7/KGTHeFWDJqSEcCa21DCUPNONgdudegmHjotG/+4JqaKaGogJMa0YU7e3JnmOr3tQIdJITZkzlm69ccdcAwqQBcOk/Uu6o9s95S9hXFrsDpkdhSW2Ngoej7AGjcNML2NmcVqKM+O3bNYJv7dAWcNa6AdTqIU79xS0+Ng37NgkMtnTla7/3FVIuXhKH3DxXPpfUYL+hgdkFHgrNAQdWM+DUAuo8xTN7XXyqmMl/urQjYKuIwRC7rpofCDWW3wPDYudCqZ5SMI097gN1SntWE6+rmZApOmGknOi/TfLbCaZ2lrMB3BqS6/O63dfaFSKG32a8I/vzJwlANWSt3hlL/Lw/wTDuFNFut+JUqFJ8yTWkyUzjVsjrVe6LND3XQcVPbVbzNDyX16QkCWZy6OTy9RuNf+4HzXFffBY0Ly7nLjidUCjdXYz1h45vpCTS6ERyyuogvrMac0ztezXevqduaRpobOXYov362yO0or5PVFWIG8tk1DWNLU4ULHNQB0zxz9c17MFlcPpaFFPwJY5xUfCmY399fyFUpAFpMwDlZCHPSfTYs7FPH8UOkIFOMeMyKl6TOmH+4zFWHAcRftC3ENTQVKWYMEslN6Y6Agt596uRg+rK/Z4JV3Ngf6n2YUj6OA9MKGxT9FQ7zMQNNM9vC9VVxDkpKfUSaX7HD0PWEId3/8Z1vN9e96DpaOzfhJzS61pgrcqswiX401xvkA9qHkzfTbOGucW0N+ZSzoato7nCY7rvmBTvjN6twFfnnjvx/9c7dTb58o2H8fD+NwxSevePTGyzkenhNdVS8t9pq7JbfV4ktjxk+rXbWFgtjYWyzSbVByD2TzsL5gP9OKfXXTNX9C4ekwT1vCZJdD2zM7orOpOByABAp09e/3sCTRosB1CgQXboVP4zZ47dPXQTZxYsZ69iBo5UrSnzl5HkCItWiQ5MiPBkiMjuiwJseREhwnRFUQ4UOBBgQ57rlQI9OHDn0Mj+mRor2dRkRslsmya0eRFklMjhlQYsiLOkBdPctX/6U7iwZAhdS40u3NgUqEKG7JdeXOo2YU51Sod2C/sVINhvw782pekQHXtCJPF6y5vXql5CztODLlxZHeFxQ6cGpIvycMYpVI8+TJq1K6kN7ebXLAhYaJAWb9tuFItzrkHExL9K5a01M1009a9afRkWp0KBUY0O1HzYKgfQ3vlnXx23ctLI+KmebCrRsP1vnVi873Tv/Hkx/u4ct7HwfLs27t/Dz++/PgRk6eeynb16caHCR88nhNkFu23Vk09UTbYYx/F5JBGla0VVk0kFRRSak0ZV9dBFWGWIW4h1feZRqKdpNJ2T/WXE01JxUZbbwUSd5CF2EkXHVodkoRTQWFZ/yVWS0x5FBhg6HDG22HLZeVZYL3N2KJPbrWVoknYjaRUlUNpZKFRK5X4kUoebfhcaVz1iNJTI4K5Y5Q9+QelYnD9RBCCda0pnU/S2UjXnA8l9qZjbA1lIU+xDSpdjivCZmGhvFH1HGBOceZZRV829eVuSFYJ55OAQrYfZYadJph9nnZa2WoDvVQQljBN1yJrazUYInMVOVRjUxSyBChChbkE3je+vueDP+gIi94V8x2LbLLK6qRRdPedxJeNPn2Yk0</text:p>
      <text:p text:style-name="Standard">oHYXdRZYEtV5x0ZQmGEI8F1Rcbn7lVGy6luhIlYlN3CdXhTkzylJZPsKb5lY+T8shRjydp96Ot6ooWcINNzf90rVzxGhoUlFY6vGWugsoYK5gpMRcYhxiRROuFAYb53HLJebawjWZR3Oar8K6c53BQgnTav9ntJlDGvNXMn2WkAqYYZaOOSthkwlFlGaMZkxipSWc2l1uSEvHXKaKvvmmhjFPD5lttdFmpmaMollbyb6+OzCpeYlk3c7S4vbTvuZCqZbJm45Z0XVpjavWNY2wQAx4b7xXrgz3q+aNs4YYfjva9OK7JuIDJKWSQRik6jrXKp9EZtGNs8tlpipY9RC2GWSKklWwfoWjjmOQ6N9LGQIbYqFoFITU73GXbtlC3mOI5NE4Lf4sUtYd5+RSP6iQp89Fd4dbZVMtvfSfDf77/2/FNuDqcK6w+zbripFxerJfTuqXZmY/Ef4VdlWzChWDKDZkbY1LAm61iy77PdZ+mfjp5NUKVz3g/NbnGRWMpktGMZhKvwSxoPevHpzS2P9e0RmoO3FnUjqYQfR1sKJETmJYiEhfb0QVl1SkeU3Q0neCkaVbw+pCkwgOe99jDH+m5wgwPh8McxuczYaFXW55XqxVZTCc8Ik5uFoMfHLFoNtH51twqxJTa5CVARSudSz6CFJ8452Xwup3CDGUot2xIJiiBXUpOpy4kcehMEdOgR2IyRsgNhUnRs9ccqWa57k3NNlZzTvlk5TRHkUtHn9mK25p2GXAZiYD2s4mrUMai/24NZzqv4soU92Kpj2kMLD0zifw6xRjUcOqBSKTiIoN0SDWWMU2VGs0BGfizCD7pkVNz36Ba5Tm34IRDQhKTFzP0svndDyse04zaSMK2gcVuW7+UEuzkRpfAxKU79QBPJ77hN/fUEB3q8YEOvwnOf1gnZ8s7kGpACaNTDeRAMVuJD+N0TrI8pjGfjFPRaMWsQoJOfemSDppwNJfD8EuZQ2wd03RjtizOJWz16yLFfIeQWrWogIY6nomQ1K5KofJrgVQkMhEYndzZT1fZy1VNENbB4DxsKRbiXqq6BFMRHTSTvtxYVsxkRk9GMj8Ni5Md2yQnkj5IXgVSVKvOyZr2zf8xV7p8E1JE6JtZhjB6h9yk8mi6wMvBEolS0dzDJNgnUk4mZp2BFfHEVa2PzG1uDYWqBK/ENOLhsy6qwij7KPVCNmCTGH/bJnrCCdjD3Sp+qvkc2QTSuqZEi2xT5FESMyOoSX4Lik/UY4DaeS6DYcgj62RXwRTWLRfd0n+zmWBT1AgadbWNWqtzCsCSObd+lchdM+1WU+NGv6ViKmVKUZWK+GdWNGpwjAq06YpuuhOrAvR5fmEk73jLVJVJiHfAhAzMnAcWmjWNQzjzlFN8GrRQznOUmjOsdiE1vtRWxV9sBBFpoPapT70Gj1WzXHRxq9DQFtCXCoTsSJ9aswASdWP/C4lOD8s43HNxl5HQ5OxJVLSc2WREHd8hxndkSMN9CO6Gge0wsvRjmEfRbzVQQ8uU4ITWdebKQWhkXcQUgsm5fiZ96xta6RZSESEZJLmrrNhMicdK6JC0s9ZrFVFzB6OjlC2kJjPL/AjZLKXFSqPLFPGYFrxe9N4JgHnS359OurKoYA97vqWtWWWFUxOFrzSlAdFZTSivJO+Jf27SX1LgZ7bFjHBFVI2qT3VL4jzCBkq089xCacO/kU6nl6+0smstpdULus2rgW5YSYFqwckwx2AuhiKGuAfCVeEJmPN96RlVgkKchJpas4IlQVzinb5h2B7FEoiHby2fykiRfZ7s/90Ky1QzT0LuQ7FDhydrt+QCji4sqdKMdaPFQisyR8VavJ5DbYfoljXUSmM0HiBP/VET/dOub1QtVJ5iarHYtqi/hK5D6tuP6a2qdphKd2tDc9pGb2wmZKpNcXvNzOZmjZGpmW+9Dd3ny5TXuknkUNe2y0nH8cTV8nwgpbUFlkU1WkjDk5mJWomrjMH3go7p06X7hEclt6i+At5oKok20Rtl3Mgr6Ywhj2nXpaHyeb4psFCiUjeIxk8d9ehHNcPzDWChR8PcNBaun96eCkn8wOzcU6LSOeOhUEtFFGPxCnOqPUaB2UDEMVWw1ZknxwK0LustX0wR3OKDabx2utRa3P9CeO265+lbAmZ7Wm7lXnP7MXnJU3DIeDNGVCJ64PEDrsJuVTsxT+8toX5ptYn3vQ3qBaSMEneasw7G6bFpU8BlH4QrySpCLwwn7AzrwS3d03cCePW36TttlNtfA5LmMY8x2siV6vjgw9KrPutZ4+CrbtLRVlXBCVtu7UiwLYJLnR2LyusmHGu+icc9/pjhQNDjTaiLfzxTpB94zbvYnj3NlDNS5WNP3/PMcOxKHJM7ciM3Y8UyLXF/OiMXT78ktWFESBYU3XYuydQ2f0QtaxZX+fdm0vcS/EZ2edJlKAdvKbcgj2dyMvVxJhR4CjRITqEV+9Vo1GFgvSZaz0VfhyL/XSzTKvJkXeEVPswzNOMDLqP0XVCze8P3QL2mYyDVUR0HMK7zeRfRQJxCXvoRXRdYepoSL5gicw/HSy+nKClYNNKidXQzc+YVfSFHeAcWhfM3EsuBbGJzKuNiTTHkHt7XfeeBDuM3fv5hQI1HYpSxRDWnVujCQnkWMQPxZpLHQswkY3cRNL4DWSMIN2o2NE7mL18HZFMWbgYkIW8ShkRlFnK0O2UjTALoc3BDTIH3h5qne0RzZUMjhE6DhYViRBcYF/h0YiplcPkXE7DRL630doyWXuQDieWGbCujPmO2PrNEIGF0WLU3cD+hhEDBOZd2clz3InTkIgA4Sd4iZGNi/40vd2XG5zXEV2JjdnL3QWlHOE+fhITPEXl5GGqqoop6Qme4okEdYxbcg1E8dCH1QHT9oFey5h6AcwVNB4fipyNSJXHKYRoC4k5Pc2AB5ljCJkxLFlH9JyVkxG8/l3XSBnTzxSV3cYfZtlB4Z2kdqB1vNyk3NURrFFdttH+fNRq+eJDRU2jtuFK9tVRExoIaFTD4pmX5Un+ho0nQAXBD8pDF2HM2YjX1lWgKM0nOs3CXBC2xs1hFEnFcRY5TZEmihHEe4lE5uXGi6GYEJRPjxY0/I1UrCEkUVCcmRV1PqZVEgkuMRzakZSE295DUAW1oBiQ+KVGU5EwyFXSXyCwEkf9XFpZ02rR0OUE4//h0TXQuQtU+nCNhZVQTkkdtK3EVMQV2+TcmguJEcfIcbNdPc0EuAhdRPUYwKjGPFpNvmclnM+lcpGVsk/hQJsNkzgWGWXhRJgRkVSU+IIOVC4lJYkNzY6lkrqgWYgYnmKIl2gNXGeWOM2WDm+R5Gfll8UN2+0N6JgcUq0FUQ5VLRlVJ9baMtgR7b1FotsGJ+FWJdMFo/8ZfpiGDVGF8QFNyrxeLYBlfJDdnIYZdkLNpHrQik4Q/eXRmbwaP6dIx/YIk0EZ0fXNh2uQP6MGGiPl0bsJtYqdTFac7fyl/awMdxZGQFBhg3EKRCBNlk9lA9pRS+sf/bbCjkUX2hFmjXyljFWjEag1oUO2ygE0DbrFlJueWbpVpG/CnbZMHMUa5FEpGQgTjdj6Ce/kGeAEFcUqyG1gZN8d4R2Y5S0jxmgXmezFIVkWzYNe4PAMigwzxM121VcwlYmppeDW1So1oRrgZp3+Yge5GS19lPdUZc76xllR4jPbzlu3Ik8txdh/VNt6GSs53EnMzgiilpUzRIC5xTeHRV8OiFuEnoR6WHG+TPSCmZKoEILCiJT6UT2dmiwbTMfKHQmbKVbXCbMWELo6iNUTjZnFaq6Z5IoupgQBkpZK0mplII+s4HLVyK2gCiRxIU5m0nqYkkZ35d7KxZWTpOa+q/04sRJ+qEm/cYzClaaN4uRu64Xkv4XieKFT79BrAd66nV1gmVlT1YnWWox+0VJT2xYe4A6DN1EiaVHjsSYoIWUpVOV7aGHzfCF4XlzkMdH5ado6qAmpLNJT9I0bHmnUR8h/HxRQJCpQbkRfYVGHZ1B415IaHmakdxiARg1A6lS0HaT1jlFz0aJBK9KeTxS57KYAOg7A6NSIGgpKwaJ7YhnB6QoAr0ZXDI3i5upLj5oFt9G3ouEHOKI15MmYYaFprVVRGekad4T142XkT4i+GtHOm6BRHAqL5SqRgRW+3R1OdNHVU1HAgc2CalhnjJV7vGWxKYkAcZYOqs7WslWZ2Kf+nI4Gl0uplYnNbt8NEyxQ7qvmwsklaByeXhQpZG3Nq9Ihe05gWr/oS0UIT5xgT7pA3vsKx29cebMhNHDaygYU25ZRUjCMUUzFEkSkwCaVHwTW5GTQUz0NI6rSQGcKweBKaV8is4uZjwnu09gdQGeqrtqeu66J3l4uenjlgXNmcI4EipTiFzRWSU+gbbaUT+eUqwXOQVPIW/AOLLGa77XVuv3tVNsMjxrlSQMsao2dO/TO/RKVnu0ZH4Ch6eCqg0aWR1MOJrWmlrPK1a9amYaIgaxaw5MUpgubAxyefYtmY3+oZ/FluoTaqDGa254Z5rZsWoRYYGlGoNiEpaTiY7YH/Ht3Xj7R2uh1WZxbLqW9baJEldzxmFWSVXVFYQGSoR/yGNtSmaWeXknpKPHXHq3vmZ2G0Fh2ok3TagWNkrET4RjZ6mbhKdw5rOo2rW1eKnQJjPcKYU0HGJQX8Ua+6MYxYvcuVlQFUNiZWtiSkYsyqPORElWAqM4tVbBKRwDwBNFSRwAjhKFJ4QC7ncgvZLEXbwQ+IZmUprdgjUoHyXy7Sp1MorIC6xRAzqDdYQC62kpunuPd6FdOmbi1kTjtCGNmnhqPbfW34Vy0MWJmBPly8P5yjwPIUJahWWkeavoCEqiSThSkqTJYHqx0kq4drXObzEX/Ulb5JWnxkhfWyNav4/58+W5t6SUVi4367eG7Xq3uZVLeieBipR13v9FVg1i3l1lO9hWIsuDSZl3hV1mYfxb9yZDbObJ3zi6d8cjLyA7VdRHrnSkLtaJZ2xIePysY9F8nIoawitr4WkTOAYUFiNY4BLa8STCqo8ReI66ji27B4tzC2ZG9oJmPqdCtmjGRF57mh67HsAbICIbKu/E2hhk/pRZcgoVC2ITwZEhauFLnjrBaR61lQBCATp1Xo15w622wqMZyHZoalFc1QMrTslbSoiZpCwq2mOr1CK3fOWDv3+sb2NbXzBpczi6vISr1am9PEhIibUWVii8fWHDZGCRfzRS9biaEVtyiExzwHxP8XvVcWctsXpcK2AFdV3czNC4g0QZZMipzIAuNuX316mdiWtyOmGh22Amw7WmJnUMZEP/0xzDmS3trGdQFFI6EZdLJPmJERMHTC7MGP6uF0MP1NhOSYKMMmIFaQAAZHLTmzMeFiwRGIQ5O7oixnvZt2DM24qNURKbmkSkNG4QxaXzRqRnSJ5apfXBpz0eTGzUMiuJlv69uvb4N4XxhAR7ydpeY5nvZZj+1bsri03BplDOjJnfdg8uaE6zIxf2YvgWbby9tOflkc2Qme4lmfzchBEnOHLhnJqkjGYmo0f2yESDhyPEjgIG11Fi1K+jrfE4lu/umrA7fZaOZ/n9NBgxX/Rc5sdOiwV73yHt23D7DtA5gq2zl0HMPWrxR7YJlROVWt07CjptAqWVQEJWASExGlfqo5Mj5CxExjxH3Xs4ayz2L0UR2XyHGXYzLxHB28rccKE13Ctc78mkYWtd74VTJNWOzs43NKo8htXJzNiNjVtoo5PwHsIqx4nAeOcQbMM94VYqqpY9+a1zj4132MZc5qVW6L1vTddinZNl242HkonEQq3cBqhSUzhXAudpUsNjK9ggkKyHNpqHLqPBYaNkKthfymFYWYL9+QGGkouuzhfeiBDjY049+ERgFtE415H6ZxLSSFy+xIW1fUhQZzK99CTCUuPWEHIInI18YsXMOL/2Byd5dJ1Iq8bbkvEsclJVr+xXgEiRTGJbmMvl027abX+M2+iYL47bOkultGxOFTzFtaTYtv8j05JVMGzEuRosWvNx1fbHrTE57p2u/8rDX1ZeZhZ6QxyYJw7MxPHsAITXMKfdgMnVXbaJVJaEG1JOk2G9GSdoJ5+yLG2dE6zLx4NFwZSLHUBy6zgymnHGvf0drlkR7dJzixXeuIg9Pj7l+K+RY5zSNcepdAfdBUxMMGY+rLQVxrJ385O1/JpHq8+qyLp8RzA+72rkw7zUNo9FoqScW47Epn++F62YRgHV0uJVSedX1qrjyIx7UYm0iVK8Mff6/r2Mi61dd9etcLJP9i3yznB5QgfY4YaqtE4k0kNuMoIJ8vWh93CJi0jc7kC6/xXHPmXT3aNIfHyrVgPv0mlUe/qWVIEebcyHybxXztpp66P8fmxsEr14RNLR7r6XHzOXQTlclbCEuhqqvbj7/PynnyzLci1F40zYecJ7QRvovc9+O6zl2LG+QjN8XMPWsn00hqc2LdLvmh+Vor1Zc0HKguhBwm3YyVSZ9EIiWsB2fEi6p8nH9w1urYXsk6WY/viXuQUXvfNCwjAV9yUsO61D9F7jqLAGGvnb1+9uqhG1iwHbqCDQk+XBgR4cSBCe1dtIdO4MSMAzVe/KhRZEaSI0meDOnOnrqV9tyhU8n/UqbLle3ctWP5UqW7fjd53lRnsydOoT97Ht1o0aFEpj+JOg2aEybInVOlqiyYsZ69bxu3FuzqsSRIsgopPux6cOvWtAhdftT6UKVGswmx8qz3jU0nNsT+/QX8156/wegM+wucWPFixo0dP3b8cqtVmi/JTtVoeeBByW+3Wv7YuavOjyxNXs4I+qXEz267pm4p9bLKi2m5gmR6W63bghrFjgwp9uTC4bxvs+w6s6vt5ejUtmwrGSbl57YLrnXuXLfBibuxkoyIEfjl8HXP1k162+xFhw53b0WuOzt8mlen0y/YeeTV2C0z+3/LMrJQIrCjh9o7UCCCYrJpOtJiCnAo/5ls6k8j/mCbaabUJPSvKJzewhBAnVqCcMQSKauKtIOWI1E7lt7TrjqDtmORxeeWMg69rEQqbyyTQhoQLrj4y6k/E4EsMD2wEjRvIf2oIknA+NpiizsTWyRwPJaW7Cqz7hyczqvlOiFmLzYYGyxNH67wATI334Qzzi6ZoigqmyLiaUHDDKSLpOvUQ8misGKcT7uwZiyoyD5ZigvHooZCiFHg6CNtrP44M5S7517MdEojP9rRIh8xGos4HsGDaDyRQCsQuLkwStRK6OST8UEH+5vJ1otGTC5AAMsS7yTwKHIrPN/eEqutHi1a6KDwunKoRk1npLLFFK09tc8elxqwN/+IFqSTqPMUHKpbgQTkUbsenR3XUWK3TVBY39yaV9hRLf0RNS9HzJUyO4vMaSioiApqYKOMSlUpcpOK1MN/wRTwSH430iq7Zl17KMsBFXbvNhvVneokaFtij9wRnVNHL7466YQxNl/WCLE4Z6aZ5gV91dDV0i4qCqYPf7KUU0qhVBWll7wUFFntLPQ13y09nnFei6oclLiHkAR2PKsNjNazFrGjekbOpuXU1iqrvPjsQr/SdCpTJbLUR2YTrKjYcUcO1bi0tZMO7OxOnBhTJ7U7CcJ+aaMMtldH3VPuHBMGV6cPiayvpqhcmlzEqaTEGcB/O7RTtVv3xbXywzsvksr/v2d9EWrbZPxY7SoVoltvIOnUd0DG5b0oQ2xtRRzfhZ9lcvipXtu5d6oyhfEg30/WmKSnWYTt4krt6mdMM79B0581fbAH/JrHJ9+xLmtvdtolB8fI6h1ltLrPfrRb8jm/N3Mr54FAYxd7oITalZAq9iB7be42fePKfFpiv+Mdx1d8YpjGRAKqUp2KdkBalfAwCCI/LXBzMYLaWn4XIH+REHEQGo21gnS1e72rdh2ZirdY5K6kmYVt12EerTJluMokLl08gxyC4OItZuWJKUFJGG/yNESBSIokbGNNEBemI4YtazwncQgMd3dF4bWKhxObUMFQdBSnDCx0EiIYUZQk/8W6PQWNwCPZB+H4vttcLH3CESCqqFgtte1PSGwzjcnCxBW17OUbenHZ917WpvI10pE+AxhNRvWqoDQsjDXBl0pYBD0nlgRIgWRJFNWBsV39CkkjkxbX0JLAr3DELRqk2Fh2xDPj9ApTmqTVtGxpJReRUEZs89vZuJM2pZVsR/naEw3fNa70rad4XDogocBGot/1Mj+3KQkBfZeaMIGpixuEYRvfFTqY9ARit8oJwSxXIRWG6EI1ARqjBEacXElPhb6jnH1Q2LYq8YomfFSgtGS3NvS9EDep0t0V85jH5V0pn3EMUniYRT8p5mdpRAMROoQWUF5OjFW7m95tkMZLk/8lCiff4EuZWraYwXzPMFdwZEzJdz462WiYF2VVqBbYtq0Zh11hEyYOnZTRgUjqIAopGBnNCRt5DU1AZIEQpmQnq4+J5lMlO9YsNxgc4IglN8hkFZJcFahZqYif8rlWJCVGGabFh3Ly+s2owpWeY61GJCKkXV69kp5D/UlaNt1U6WRTqg5a0SIjGYiB8OSoShoWiSNpyKsspLCqPXOKVfxWFgt40LxFj3e74502TajODLnxYA5L48GUqqBwtWtBSgUjOylXFVPtxo51RKa5OEatEIIseIAKpDkj5pxvtOOQe+FL99CxD3uwiZEyhS6cECLaYGVwugoBikuWupDx9M3/mzTJ7apCkyD6XCyAKywZ26QlNYzNMJbe0hh8P2IqVS5JOmZt3rQQWDbquM4rzCMoDgXH2bghCUFz5ZYN06PKKLJIaLq856WmM9Tz7euclIxjpRaaO9u1sYyTo9BsHfQUjTaoUibcWWwnG8+O2ElxKUan6WQcW1z+1YH37W3zOPrLQlWkeHhsI2p4p9BvKu95cjSgACcqUZBxbCK4PAmjMpzjQon2o8ILKfJUkr6k5Kk3hVwZ91hKGMJoBKbRRTNk5qQk1d4kUvak4ACn5SyyXqx+AN7KQEYmmyeTBJUQDuQgRVa6H6mogbHzYJUefKFXGuc0W43r2xCaRymDcyTo/9rIfacCO6jFVq0Xtmd8CLg4ChYtnHSjWJ+zAjUqJq1uUPRvtWz6UEh3kIrOPJa2mrgsJDYJXF09l5C8PMwk7jY3vvaWpWnpPlJtuFUr/OSnGHS50hbMtGQ0LWoH5trcNIWMEFNhW1X4nbgM6qcZSyhZFEY8myqLg43yDycxlzKukMlM3VMTm9K878X4gzDBUkdgKhYl3xiR2oll4TcquV+ScTBfcG6JKB8ymYzKkrd6hppi3fIehGZsw/Eblrprybp/nrVarZMqtsJmboK+7ktj02myk9ThKtqNsgt+HDRHI039VrMzT5OOeDx6K26K7qkbxiC80khOFj+PRBwqGP87J+bOpmnXJ2FKI2zEXSSPSlvamVKdosu6NjznMuzbcRQLNZ5YU5MqIwJHx/k0NmpsHVLDy0bfl5acoPikJEr2/AbY0SpHiHYxywQXJ52/vBwzdULMiiHzRV7Gb8oLvFekusk/XuNuUKqb5AfhymrIo3cdhk2obFVQIOlcKx9duZczEaA/rSotT0l1dfobFn2L3JtsYfY03Ex364VlUUpJU/BH9jQ1JbXPSHYSgkU7cILqyhGoLXnkHaOdjRG98yMFq4Jrtyxkbf1aNie4y1qNSCBTk37r37rmVtys94uFm9w+29QYTKvVe4KrpzwlI4G3F4PQvIvQMVhrrcS6Ed7/qqfTsTDAaTTbshiKEjJzQRBo0rGhOgk66xflsYx+qIeUWRk2eLzESBPC8AF0kJnKozzwKS6NCDzQ650PmSxwARfTeBuNkAd64Ad6kAd42r9XCavqWp5Syr6Iyw7lMQkLnDiokZqJ6zGPoy+xYjssChYcoY+xaZ2wU6As9IwYu8DSC7C2Eb0mfDTdciG9Eqdmeq8kCpsHk5GHUgnBaaCUALecqYqiK0NoI7DIgq07SSc48ij/EyMIMbIpwyfpKQoQeRSmQpESQj7U4a0XjLXYWJ3YITseG6gbkj5YwTnHYYtkkbu4SzdHVLl10EEelBvMWpfH6ZHOiDKMCCQEao5+/2pE2gi+/4AmpkGPq</text:p>
      <text:p text:style-name="Standard">pGMoFAZlcI3wrgCjVBByhMHLzAHfuAHSlBGczCHcwAHMlgHxKiHP8EMAJkun6mKOriEHawDUlNDWcsljIsVSRkqF1zCsRGgbsrARiQQ5fCaqYoPWnyOiamXSfssxEpCToQbIXMirLm02yG5eWw5X/miC0uy/uC+hCyO3Dk1d4EhclOgVuuOBOmrSPQvjosk+4MhXUMwi2tCpCgPN1uWXyuJ9DMa9qM59LC+Hvk9IlswdMtH9BKrdzRIqIuN/os6ddAHILACZqSESmDGZ4zGPmiTs/tI2smIHDQHelgHqDCh0uGcFLkVGcKt1aO+mtSWuxE8Zf8RNIrSlTABC6JovDMZMzUZjGLkNyxARmeshGTkh7cMSnMAhyHwB554GpEUo1TLD6a8hB6Ems6LHuQBvlCqyKehuJyaRIyrEvlZQutItbjSGlUBOSu8DzBZue1IuZ27pVlhjv/KxJvyDupbD4AcP9o5tjVan0bbLdqjss8YIVGTC8IhOMDJqBHBwwLzPmBBKm0jo3mTSv7LruG8Rv5gGhWzOhNjD6dgGjy0MlDjD047u15xK1bKyLKbzps6rMJqNMdpB31ARkowB6GsBH5wxrikyxvwB+q5FbrruxzcQcBkr3UjlnrQvOzph3+gM3riDqGDuBozO4PEkrh5RYw7H9H/K0LlpDeUMqSVUoxFai50eC61jK4UIANK4AM48AIvAAIygANwOAdnFE8yEAdaVB7wmJC5aAc3oIdK4EEkuSM8ixl58AKn/BbUK6onwphKC5Ig7KW7E6849Mw52zRCwaWxwU16oSuaPMlAma+zYBxMg6Wjy9HODM0UypAYS74Q6RUegqskOU3jKZmnQUe8eb86WqUizEwbA9JnI4gnVTqPwyomuYmE6TXMQoqTfDOoiqy9Myybw8etaraDkrQJ5EiYDA0HERh00skQWwnwNIcM3dAOpQcQNQcMNQcShcBuI5a4YMoXpQ84fDp/GAINlYRQq5vaABRgykqaTAgX0kII//woDSSh8TMu4+qLe1sMRTrBNaHQNJMEMnjGeLA7ovAHDTCAuSSDUTgoc+sQP1tKeqAEVIwO8bqXvBAHYSWHdVCekbEejGlOnVMf3qI4iRpHFlq1+BqVWSoeW6IO7HQg77ixWemj0tMhAzVCIJI5hWIyH3O/KHImTm1DCHMwSOSvKjUJfeqP3KxVLrI0u/CQNvsZ4YrKagMxeywdqsNNH7zD1QKvrwPEOrTXz3TN1qm9S9wxGVW8KlyYe6kLSD0HYv0GvPgGf4gHaXVGMjjV/0i+qMNBemjKHmSm+UMQe+gDA7AEOGBWklRIo7HWBpJO5WtYIfw7v7InBBmaqADB7f9JJOZapF9Fs2McVl8MEx9IAS84B36YAyAgDHTpwGBzM8zJwUqAAzdoUmdloNsQhzjgg0v4BAhK0hyNCwyECwLxUSwsPHHjzEvcKdvwrqlbwyh0U90jok69on9k0k6isKZloMA6xEO8EsUVrAIBuR9ROtIspupjxYoswo4hWc38m6KpSSg8i24jqyYEoJFMTZXUUwpJiflRo71rEtcaRYeE0x+qv5mMnuP8NsNp1G0iBC/ggzkgVg+UMns4xrQ1B7a9Gj+loK741B7s2fbUinD4AD4ABXEguI57jhhlm/tbtnFhC8Fjl7Bim+5DkG9gizBz0MT4Hn8QiRQE25jSB2H/PYchGKqtIQQgcEZw4FawgEGy4J7R6I0cnNY60JRDgij9vauPEIcxoEtNiAm24YpvsF720F8AXCUb683sMqYVBhRJy0NX0lPPs6HLNKvXrVZ6RJE5u0qVBRmx85bSnMCQXKN+tUicCzIBcyBLhE2FxSXRgzIo4boPyk0rbrsrEpgtNhjh+kGRHaX/kRz74MDihMTMWNQOZM6PDeMIc8B9EqgQArSSO9LXLEiO80obllNhkSiW6MlnHAIQga8FnoNK+ABN2D96Y0R3GEBJgc8X1TP9vSDjYovAIw5NIAVzQAVJOCQcWom8yIuROCQV9pJpekOp/ajC3RnGRDy+q5yV/7DelNqLRILQCR3gRhLbmMUN5NAOSYCDSL0BfXCi4rpebPqIuUVFrXgN4tDgQ0ojdAhWulyHPcOm/euNVwG9TgISQkwXxJXSW7lCxn2wXqlWDfMqtXu43jOQkulHLZE/LwK2zhgRoKoyNyZFOxzIAdXH3QxThVmUhKOohngcKApoGsHIVMpi1LhB4Y2lehmncLnTY8uTJv0QPqXBA/yxTgStLYKbVp3dIVPeg2lPNIoKtsIJ8OQDXc4f7QoKX+YDKwACTMi1JQKJalzOdgjfmmhBkuFgZ8YId/iGo6WEOGDWdwM83YE5DqszWAXD+p2UlZacJM4LrihLxgDgMhtGAf++5fKRBC+ohAMGmicKvJ5MWzhQ31XThzc4X2c8By8Qh82zh/D9iewgVXBIxjkgBS9IgdqA1KFMxqCM2QHUiD4YgzkQT1KIAwz+B3WY6jeCFNbopYc81yH+rJAjKyqcGg+aZ/rtFDEURd8RqJdLWTqzDTLdxNk9w/frMIqyGiSuqknsUlJMak4hCzgM0tpUaoZKKp+ALWz7wxg7nOZVzuG6wxLa2N3GOjvxkqLzudHlI4KVYyydkZPNxNEmOz2WueE4kFcBzznQ5Xzl4J6cA34wa+DThxtY62d0a8LM6Q1xB3+4AXJIxnNo6xQwYXcYhRYVT7d0Rh6c4ItYBzj4SXP/QOxv/AfispxGFWORXUfDfUxY3EQNabHscbyVCcbwScutdqRjpITvbhg/qwdNCNFL4FbLkIdfroS3JM+6LLO4BlpUREf4dEa4DOGLiF4+GE9MZeshUAuUZkbyNAdRAIJNGMNR2cBhCVVJijZRA+Ij7aVN8ibUze6HS7WSYWcltRQpfbZ/HCrEFcfA4iH+sE0Mq07fMTAJwjuInE2r8cqWVBcnTJrPpGc8Ut5Sw1Mxpb9waph3IckOq6TikEGq6E1mgpyJ0hf4FbLSnEKtfOcuajETs4pHyS4NgRR9EALvHoKlCeuuEPGm5FbQO3E+SPHzpEu7/AkLhuTbYMoZN89K/wCHeFjKX55xZ+QD8v5GnMACBh5K83xGINAH0Fs1Rt/KzG43+WCfDs7R/3FCtWA8lRnBwFgkmNHwDTfgTIfBUCIJFnX1dfiHhWDKHQSCcHgDnHVKtUD1T3eOVf+AN4iHGwBac9jWi9AHeYiHMaAEcLgBeVgHeSAEnrDQEG3reKj38Z4D9UwOP7wTQI0OVIHsTT2ottvXWDq19GFyJxehGoHaBgocEPqzAgziXmI23Sua3c25dlXi9EifgrWfwZMYOnYLKBsvMTfjztNmpQ6ja+tinaDY5DsYq3sgJHsxHkLjuaYNbDtRwkM+zBxtk/MveJzHkX1NHXoV8xiyI6KKdv9Y4A6H9aykJ268d26/iFUnhxvQBHc3TxInDmTmVsZGB7G/gXZfawOAgYsQB3m4gRAdAw2oAzeQhH87W7b2AoGHAxwv+PXswsysR3dM6IjbDqaJQsnqHbWQ5f4NjO9hLgk9s2knnwIe1l1Bqhg68WHViGjmA183iPdmYHPwAn0wDGSWh+XI1mcUAkIACbJWfWEG3zjgB1KIB1Gkjbs3B1AQWpfQBHDgg3Lg1tw5RD29pUEaki60qlNmIAAloFzrOERnV8rGtbFIZZrEtMGx0hxzoNN5RA1jPkLbmJCgTMuibNN2rwqE842zmzUVm+ufOYWmIGSTU1c6om5rLIBA107/oEB7/dz1s6fQXsGDC9HZUzewnUSDFhMmbHfR4sCHCiEyDAkyJMmHGhMq7ChyJciREFt+DDnRHTqa7iK2c0dxp017NwVWrKnPi7lzQ3LWdKjOnkZJcMyRisdQHJlKfIDos/fNHSEg5vh40SdxFD1K5eR9o0i1KFaG6AjdmGPOi7hv39DF88QPziimIP3dOGcOlbyYfciZo7dOYcKXMR9DxOh3YD2t9ip/s5w580CaIit3PpiTsmaDW+12YpP6H+vWrO35g73Qn+vatm/jzq17N25xRI12XAqxo7tRcfici0dziOA4dSMXP24ABrp66+CYdWPQnYg5YCUx3NpP3lNy/4u1jhpjztMn8QzJVzK/Ves/f17n3Ih9UDRCphy3K/XRRBZlVk91DclEEkzDLWhRSydZZCBNlfVU4IEGYmjZhAfelNlNSy21mWUGaoTZZdWNeKBGFt6EEoKOKSigf5JJptGANV7GEUgDDphhZiHmWKBlS33oU001aWjRUgbGRCSSRBrJUJEQgRhjjOg86RN/PO2HkJcUaVlklT19mJNSSN3kmZE2gdSTkzcpJJFEbBokJ3EvuelTRHvmiSGKIlbmY2mboeikhKVlGOifg56YoZM2WsQSQxA6FGdHQ4mS3HCM+UWTOE+do0FCzJnjXGYG1SPOcZcsps469CSm3UHxCP9GhiQCpWWPPOVQYp5C3xxmzhjgVaRON3DwA846/WBYn1fn5GepTnN22eWeVV7pUUhLJWQilR455lI9m6n2TSff4BZbbLChQxtv78Ib77tYeEFJcjhth5NAqqhnlD1YeAWOJv+Ye2pXc8wxhEKvVkKPPAdlUi848VwBUj/OFiWVQpKgYg45fYzUT15WAJFOZiDVEw84ldCVbZXY6ljZmJDxWSijfnaY4k04ZxlZSJKVVNKDMLnIo0skCSdpjEuJ1JnNGwrqaM1pHslmnurgieSP1+4JY0FekzQRQZAWjaRKFt44GUGVZYRij4sKmrakYJNU9GQ6it20TGNLVNBEfaf//XdHL50EZ5sZ6TT2RjV+HVODDQod04A+wyRSuEGvNKmDNIHIpU5FeraflBQNZUXCVh/pnyqg2PuGPUOZIzDB5yrUVVFD+KBrWWdRtAlRUS0UEcb3MvQJOIPdapk9Q4BzlT6nAhUPKeaQgYWal1eO4IqNLgpoQZ6hvPaFKPqpZT39qMaGarhd4UP7FcMmr/zzy58CGebMIcJPLcapEHmxr+MfTklMYfQkEcCcA1qE0BV2HGYQ8vDDYZmpFGBEQTJ/3EUcoADgR+qRifsoLF8Q0UTzyCCOaZlJJ//BiNUSJDY/gaZxLtIWpyrXGBm1jUJPG5+FYKi1HG1ITIiyTEJ6/8i9DFHGZhphkEoctxKxUWpGK7wbZwiiOaMpSmZHXNTMXjYkJSmvTVOrWkh68q2kZa9/VqsWCr9ELZscpGpZGhN/agKmnkiJjFJaE9cg4saucSmPflxTlkA3vixu0URGZNGRtCgoIS1SK90jJNv8k0Ya/QRfL9HHs6TCuEORhw+s+senzAGHxYgJMKSAViZ01zBZQVCC34JNYKwQLXuE43jD+pPtiHeqhR2PDCn4VYoQ6aGeZQ5sIOFWafxYOZZg6C7mYgMxVnMb2Lgvd+6jHze72RsvVCJUPvDZhBKijj4YgBKssocbylIJSpjjne80Bz2LEi150KNhqMRnPeVJif958gN/N7hCTlTFh4m1BHZ8oOc/AzpPejonjV6kSRR/JEcnVklCkxTRkrjYqKn9bG8qSaPkwqUSHEGOaZCDCdP2FsQfes9Eb5ojHyeKpz1p0YuXu6GV/DY2xW2Koh08EI3u1q2fksgviixNUZuYxgad1D9Q3EjTLDaZikARcD+1UX/qxhTwjU4g/WFcFHn6OJodDXsQYpATlUZSTs0Qjm5E0562Exwzvc4LyNEYtiZoj3V8gA/T8UE75RnPf9aTntCKDT4pQY86+ISfDI2nYflBCfzEBh3BisMomJRXhvrTn/QkQzdU6kQYFTWSMAxSpzyS1B5eyCRySt+5cJPN96H/wwfe3O1u6WUvhR2TOP0AjFzIIA/NptMcAV3uO/kR0HMAARPoeJVZ0GIPEip3ucrd7nNvQIjMiEM9ylLIP1J1P3ry46EN/YoJfZjUqUJJpTYqiJCSesMlotUvThzcpBDkoRMVSbXjy9mhjsmmRyoVUXAT36FQoqNsDS2KUyVrQSo5OKOVaFFQKybX4mskmRUESCS5GiH32NIqkdTDRGKj57p0xwCNCUll8lKYLkpGNeWJTkmhsXBG07coca2FhirmJKMWW0jyCcAKNhGTF7w1AjfOiTVSqQpv2ksN+CAjYXSHP95ACkpw9rrH4252K+Hcy95AH+jAZyUuIQ+akJAS/+kNqJy3Wwl7rouElRiDKsZFsLWgd7tfQSwfTGXXOfEETG+iWdAux0wL9Y9uR66HOuqRmtSg6zbvG2c2eetp+tmvKPrTXEvzakEgXKEf67jEHMaggTq4oQ7ykMco1jFrecTmG/xUzHtgNYZ43Foe61jHKG6dFfAeB6EfWQs4bnDrYdt6HbEGzwwX0kW1kcaLmTNUIxdcYJ2NqMMCIlxBIFySatttQGjN5FmX+ZiEvDRnRswQ6Go6xjR1jWuH0qmCNJJfxUGxcRphJkNMRNaYxUxxRpawg4L3TBuOO3A/rarmENc2wSnu4hXRm0NG0p+d4M2ojFZmfrOltv5q66xKk/9MuLzkYjIN58fU2g7szjFqNDIGdhe0TjlE4WpYy3rWsZ71AnUNK163ww0GmAMcNDFrWdv62WoGZqnEEby1kMPZs4a2sG0tDh9A77QVRzhsDSQitEUJJH5dbdip1I922IUY6bNt+/ZRMXRc4dN6j5ckiDIHLC/lNXG0h/Qo8QHI1uN/p8yRgqBXDzeUYy/aSTw9WEEPN6DjLgz5B7vr8Y/xqMcTUkERJryQwHjASPMnkpboLk4QMolUqeNTd6QutxCzckpvA9raf4EUU+5N6Itbq9LZc1TEjyK5iiai6I4i9e/FbfVuZbVM3kJOGqkVX2otLJJGNbIhpNnbjHwcJM7/y0hTIu3ETur33I5BOtE6fg6Zi95jjpfpY0DKCSVJizHq2J6jRN0MkcnUnhyTex3ZkiWZEaXV4oBP4pTRR2DK341TO7CGiRDeOahTq/DT4unQQpxKZjSWw1SHPFyC5RWGOsDJP+CJ6KgMH4yB1WUebJjevWDJr/jbxtmRnbRRIWHPY0TOnhyVZyXNY8QUuVxaptmGPeyDbGjT3jnhbviWFQxBiIEJ3JEHJViBEJiMPajC/QjMtvxf5k1QCEIWOlCFFbBHZSyKg4GEKjyFssCd5jEHdD3PoHSJ1wiZkVTUGEFGgH1YuHEU8hHgF2FLuU1cW10OfrFVyEnUyAlNJvVX/84Qn7d9EcwJkRc5Cf1pCE3tlMkxEYKwHBi5iIlI3AshCImsDVNtRBTZ3sPtzdhNWO2hXMapkMYFXFbxF0eoiaWIlZYdXOS8RLiQXCvGnua81dH0W8M9iMvFH9UwRVCgEFAMhD4IwRxYgf78EETo2lM4D3h5oSaElO9tBps5kBnqlcD0x2YIVUh8wzocj6mU11IExhwAASEMoF1IkpaYW9oY2VL50MApSFL5kJUcBGqUCxvQnftAxBW4yxM6ZG34hr1IxVJQxlJcx0LBQfLQkhVQQntZkTo4WK81zJu1A3FRjz6UFz5uReaVF0RIwv0AT6X1A7CAQwQtxskoBJygCv/3kM3daFv0GVEo4p5JQdVISJ/NPNkQzVu3fVufTBJpFF/xHV9wkZu/zc1CpM3BUViJbITPXJwgbpgPCVEL/Re8oUhLXCIf5VED1hVaJlkXpZDnpN/9NWOQyRhO0FheIskZtaUh4dvoyEmUzKUz9Y+HQc0BMpkgNtliZsnW9OMhaVgjlcb1hBQL2d+I4Uk7cJI5iIIG+IxWGMhFmpJ10dI58INH3kQSBc+uFUY9IFBHouS4TBBNoAultQNgWcEYoAXBwJ076hMRBc2PoRCi2ZQjrtSeJJEapl0HCaI6bMY0VVNCxganPWR1toZvhBOWmZNCAIxcmNJ54ON1wFNb4Ev/CtzAEPhDZVzHXizGCOaTKGCFS4gDENxAwX1DzaFnTv6LV5RKX9igPwwBEJwQjIhblWCRAbVlTPTEofgfhSiYvHGifp1cD65ESNZewGXOHtFNHzoOQGoRbX6UWJLRos0Uvu0fTskYMj0IuHiElsViJDaOiGwlgVAR2YlcUeGeJ4aUV0oRhpJbfwnOCiUOhIiNaBDNdrRcRlQEjvbUVT5Vk96ehPKXpDkckPrgRXwJzH2V/u1EL0rJUCCHCCCoOQrGd/5KZlwHPbXFdgLMQPXDdB3dcYnkHGihUbbpr7hDHdBDBGkHSYBpf9bVN2BCgIoDmPAUx6mN/0WSkHSGa6Vi/9utxPm4wzfQFkJek7rYw/tYp3WmAFHwASh4ARB4ARnQAzjMgXPxARzIKUUqBPO8EzgAgSb0wRvAgRWYQ35IhNJloHIyx6t6wbDdABzMASnkhzv8Q2naixfEQ6z6xHpWgieQQTyswxCQgSdYgXMwhsut4tcIkc/M11IJ5Q++RLV9plW9jSTiVIge0ofFYBAlIGv51aJ+1PFp0YXJYoZ6a8h95fRVUVQV1Wr53hERUv0ditMoJ/3dZSEWSU7upRoVEh8xo2jooIt1TonKkU2kEF5miYnlG4ll0h/9hI/dIBj2CYchmT8eYNm16w91VBal7CYepkZBIig2IE8lTZV1xf9lwYEX8CwZlMOYBRQcyAq+LE9Nxg4QSGuwzgG0bAc+8cM6nQpzUAIlgMOvrsMbxIEoYFZFUMUcNMwNvAEQJA/k/RO0igAMUOs5iEKY9Y+IChEwMprjMB+k5RsCRpNWnAuldgJuyIY/vIRubepDjgJRoJdzBVrspJkfmVNNIJBhTdbEfAQJOpacKgRgeMKd3VmgQa5WZMYoPAV6JQfTvEo8kRk/0CkhUOZbsutUDV/qwATV6JABxq7OROaUNNzkQE6/uURU5Y3tmZaTLufrVWKRxRbqpCUmph2+PVmKVulQxgSTVt92Dk6GMGkOJZwp3uK2NtFVZg5+leLdrCgT2RX/LTYVlt4QE4GVvuDVVxJjMoldo/VU744U3FaoJXXo2HjJReEVXirpXbmDPtxPc/3TANMTrC5QpRwJAgna41IMRNTBJUzuSKjS4dbZ5oaEyljWO/Fa7ozuO8mZQ5FMHZ6v5ODNG7GY+lVL/3xGhVHpS6SF3pYL32Kq+zRk4DqhbywUPAXaOUSr39pm8xFE3zWPYn3AG6QAdNQBsjjQc9qDbzQPPJ0DPSQucKoDVSxUYtSBnwDoB9iqOVACKXiBKmhJS9oXVZEfkB0o2shQ3FLOY0xpwDlSlqCsWE4mh8gxICYYoBDZ9jRYlI5wtsyo62GY8d0uKDLKhnlPvTkl8+WM/4LSlPihWM2E38VWDcWORhulXw5O8hrl77SMH0id8U8OJ/51KZAZEoLFFGIKICUOWczG1mr5oZBoKd7UrCPn5PnCTkCRrheTQg/b5qQADkLIgxc8sTlYAT3EJ6oU1hJzbhMT8xVHsXdJkud9gz/EAz2Uqa0kBWwMAT14rWJ5QfKgy87E1kQhIov+oPIpT9cYUzE9JzWtz21gaqaOkw07pEKMiz1kkzq8xkMwyckgxEoWnHDkDoDoJNJ4nhrm88V4FkhUIOPNx0H3ww1ViogsRI6lCOuK24IcmGSqrLx90fIl2SK2Df0+b4cmSEljD7u9rwpbFZAsKPF+6CMn7MDWYP9G0TRLWOUCCvIhwlvt+QmRZhz10ZfIZaVRn3MNgo2/aq+EstVWLelkjNWNOmCUgslDDKlWOZUPtrDYta/4fibc7q4V1W9Wjd/+fok0Km7iaCs9o0M/RwbMNDPTpIVpyahJFBznTcqP/MP2QoTZEVPBDdIM4aR7EKj2EITEttjnKHZgauhQTan7akVAqwamyTATtos9P2QwjgSY2BGSjBjKdaWEds5U42GMZIiknC+TeEaPjUT+LQ5LmGjsZRgSCZyOzu8sAqn4oGvAJh8QeZTMevS8miy80mhwhVRuL7X23Ci2RciDNXV9DeLv1Z/y6qFkvnaQcQ3Hcmx18yAi4zH/wA4v1QgRi8AsybquXeLbWgeIQd+Jw7qXUiqmKrsszqAoeDNmRweKemPbzZ6vmvxYWEUaOpzYRedNS5E1t7B0lAwfynkGQObbX5PaEjHJkXi2FuHzJJHo</text:p>
      <text:p text:style-name="Standard">lbabD7YejflRXBLn+opHpV52bFxBpmq2Q3qImSQNTh63RWDskK2YfhFmf6Q1UijnS6xWDt4JkcoVT8FcYv7rHIENTscsuBlRy6quaJe0V1PcjphrlL3ucbYcSneUfpPPgHXY+d2b+aFrnlhOw7mvVjacWeJXUOONT1kYilTvFMmN+5Kc9xoyjnhVxakQFH1Jj/LNG4tQGfWv81m5ZLfwhh7i/M55ud2v/1BLMl7t2ExwaVDoI2kkURINEirmpWRQFGMjaUp8z19r46SMVfzlkZQ4GGcg59409LutIrWsXxtZMpWFVIU/H5FsRmpUExLWxqblVm6t+BNaUcz5m7W4xMdZ1W5j7Kjbzbe8nsRCxsESXCYaImsVFUdf1Coq2HzlHkmN8CJ+Yrad9+/BFpTFG4o2GR+rsjp3X/OxIb5aX1PjyPGF4lHrMXibN/JmeYitnruR2ImeaHUXqJGUXXgDGIe4HyXZMYZf7NJQMoCnUOoo9iwxJR6fbAAKGIL5IZAg2EwD9vJ29IAkDbQDOlaLToLKupdmJrlRjSLW1VGVCVB4OiTKl9tA4/+W6fvWhHrxzTIyGnqFDumUzOWrv1BBmrg8w8b7xM+v752HDN52F1xprOWZZOISEaa0WPifq3oY4VVOAKezzwmMLNpqueh4IyPx/eFH47HGP+ym8Cihn7TebIpKyzaBQlj6/vRd6Hci2Rv/Hbysu2uMgctOs+hXumjzUSSPdz2cu3mCfe/BqZtRdriiE77IhS+AtHogCbWNSDqnePZHZDV+uRX3qtyTVpW/TTsg3yssRhkcdbrojAaVgNxrJyeNmiUxQY8KMdN2ikij/ihoD55iIylLR3Wob6fdeJbQ7KG43wz5ODLIc7VHQIlKnksM30Y2LWFu5Z3S651jbL34ZI7/kZp+VEkI+GsrOe2liK8Ezkf4cjoIVFK+R7BJ0qRN8U0OmYPNDEm5V5li8B3YkhUvQKCrZ++bPXX26qFzp5DhwIIJB/ZDSJBiQYsTJUJUaE+iPY722tlDJ5Kkx5EjJab82A5dSIksXa4U+LEjTZAtK1I8ePHhzIXuDNr72RDdQZYLB44UCXRoU5I/SR48CHUqQ6BSg/LM2RNi1qBYwQqdWfBgQo9VgSotGXbo0nbq3gYF6a6fO5ZiRTqkqHFg165c9woUrLfvWLFIvQIuCJXrRqyIC9Y0Knfh0o4j4dKlW/IkUI+b45J8exfu4Y8kFbLsmhnmwZZpo4L8+NDk1ZAj/4Eenel6q07TSk+iNjkcuEi4cDEbdGn3+GjkMEd+a/eNTSfqnf5l1579io/u9rpf2T6efHnz59GnR99z6cbKfjfiVlh3PmzU9nHHxSmxMmq9Hl8qra4BJ0oIKAOFe2wwwWC6aaDHSoqtrI342isx3/QKS6TbVopQOM7uUuoumTjkDK/giruvOIl2Omwmvl50TCjTwkIrPhcRpGo4k0IkjseWgIypJt047EqlmGJKKKaCoBOyw5f28zHF4lASLcoGG1TrLtD2Y845LEm0KzjZ6LvvpcrUolK4MafcEcU1N/yoSjir7FGpI08DTrOOBORos/p6fGo0LgtKTiKyagsxJv/EkjLxvg0rq6udP6EiiUAWEQIyNysHilDEKP+a6KJQewqJJCVrc/SpGY9L6BvqiKnOPO9oHckH9XDNVdddCxXTSSpbg84jUw1TstjgHlSupeZKQvSgpTy1tKSMZmrSTVaDGqnJBQcSVk6PTMTJ00ChDAnRxYiqsDGgekLKqqBCNZawwPQyd6KFOFRpTDjLDfLKIMmk6CVpVTo0J3Yz1QtdpoIaykCcJlSxKas62whap2zUETJRE7YQQQTR+gpedBDlT8YPlZq4rdSOY8jP0c6C9EvWaJ505ps1G3RAL68Sa6CN9eoZvp4dHmzHQkX2qKBE9/zzKYsllY9MMYWiL1L/4RSjCKbK9DvVJkRx21CpgzAFuzdnsw0X3BSH+6lM5Z7LuTkga3qVoOo6kbU8H/ahNbxdAQ9c8I7qErnpuPpzj77SUPQMxdFOItbxkQGceuudrXbOxKkuNLbBHC0ujnN0YVyNXp8p0jFOsTl808TL4tRWJjrxQ7m2x0dmuLHCfpYxY/cYwgraCYkOfe0R2Yyz4A6rNOqkem8KqUFql7RpWyRtkkjN7e+Udvrov4W0ypTk/tJf6V/THtytOduszOS3d7RN+UEEuEo19SXue9gtZQ5AX/2kLcZFK2dR4g2qsIKby4TkY4JRW8ME+L+uQaVLqpkRkxgyIgvKD0kxIhW9/xgEJNksLWVvCttU6DOab+TNOmwwD3j4JhJ0+ENwNbQhehCjLRGuLXoFVJRXUDUqiyFmbjC7C8jSxpuSlGgkCoveDh9VFdbNJjDCwkmb5oQ74GwrWYuBV8dKhzpEPcxhp6PWBy9iwZIR7Fpsstb3nIQ+e+WvXFS8SIsqlCwFCW0jumlUe3qmoJg9i2JEg6DGcvLBUBFRZGwxTBNPlrxUaWxsmotUAWeUPp5hbpPly4ykmtMcu2imYblLpIyciLHT8eYoTwMKpurDycsEcjmVXAmlCtc9tTgRVeRDiX0ItLUbnWSWH0EYb4SYLApGK37yYYrLQBksH+7wUBBhQ6ysY/8ef/jNB+C54TfB+Q/1IcpLx0mbKyelw6eZyFpsSssylzepM4ESbpDzlCFHRaLdJG1HVUlWvDIFtHTJCDaKEqGa3BSoEdWxTWjaUbjwExLElBEwGgmk4Qr5rmeZhowQ5KFsPBScge3PSvg6VQjfiBMMWlB6+rRWvz46v8hZqYNyLAnVVlKzT/rqfMsylfcIaZkAXita9GvjQx/X08oJJ0sRGphKEhpA93GparJJUz+dBC3VdCZtm8mLYNyVkOQ55TW/zKVHLzdKZbVSffaKKfgMlkcPCuyJyxFO4mL2E8RFxx0rrI7eyBMeH6CjO7cK52EDl5lPrWk55gvRxz5SoRr/2UxAPEViz5IjUhMh7CIwbZyMdIg+GDXVTh9i4lK9ByQELeyUpdtIu8CKymOpMWFGi0jHyJZa220RJ1i6Ul1VGyXZLU8r6liQVlQmW5NGrITFWxnDMFPIQzbyQlkLFfGmG5aElA0vH1oTVFQXy569rDRy0VnTOHnem+10vdhiDBAh6ES29AYrHOpPi+TjxFIZjkDxkSdNvDrA1SklVP1KJ0g2+pomJRA1rcwt8Z7HLenuFk7YCpkmA/Rf0qbPVSykjnm6s4/uEBYdiDWxrswSF1Hu1VF61aVDf2TT4AS1oFEiX2OnIk+euskptFkpTpDIG7Vg5WHzumNvwkqjHynP/0eqylPsAlZariLUR0I25j4nxMt96miPBL0Rkd9VqTQR66Oss/FNKue8vNDVwJGlm9Zc+i+bqi1+aD4fieSUlnwdTpRRq+nLxuTLtdTSdkdF6FULfb1vIc8mxSGpG0/zSQRz6L+uWyeUhmOs+2ZSOW5R7J42W0quPWtnXCX1XOjZIXx1r1FXddLuipWpl/YwTQ5titWeZ5G/EgM7ewsPOrpJwxMPGz3JGVGDFVw+TaVOtbV9ZlNghjmpYjRmVkoQEKsVpe96FGBnhPMPD/3kJbPRgmWJb2tzgsfcUYwwMzmjYbRCW5OGFovDud6ZjwSq3s6UuOnujUXdaxov+rF9Sv+WYimTg8iQKajdWs5QQF1ESXtF7IHFSS5sdmreuWVLx+fd2aC+5MmQ0xNC/nwtsw+0ZdkG7eQzNkmyINnwZutVsWeRXp8kJdTgjCjJyxP023zapbQpxVk4QRiaeBfb8bJNTXsUmU9LAznSArqvBGEhYMdjD3/YwzsjETaxwT4eDJYTcXSCVp5Ck9SUVltPASvXVDPHrAZt7ty06Zceuzvjk2f5lBsjHVhdBOX8SUl/+uteUzcLP4iCyJQI84u/uWwaVW7a3E4fF1KnlT1/iW3eHYsn+H5823zfe1uFliQ1nxQmLSmwk9F8TupzvsWhJqqsREW0CZt8ezwvb6n8bnD/9hyF6ZdNlXV4vatmNUtCNGG206nRzHxOA0jq+mlDmQEXBbdWafDltkpI21e+1dWbp9aV+no6oXKeyxHpwCpv35hViLnenbDPXzsIgnR6WRNbs5zOuV+RZtQwCjYS57QYbkHkyIR0RHYaBDBiYljqzaoYTy3Azyveq6IMI8laREfipdkssC/cLFnUJ39wb4pG6sycxGCghN6q58h2B+Xc49weLFOG43fSjzciT+GwZQOTznQWJsxcZkFWTVXGyndOpGlcxnzwwuPQq3xGaeTIzpxucO8sxJ8CkGPICPCC45UgaKsKjGMYBWpA4/VgJjXGZEvqyXpyClKGox+eY1lO/8SUnIeRlKZjetA+Cu2QfFDPQM1alMcujOkb+srDeo08uOkKZoj+6K/7cKvimMot3EjOIIbwIgOu4M42ckafHorhPK9DrhDGkmMnBsoDz8XZDOPC7KwBFY+37I3ccO9G6Cw2NIuR+C6Z3CujVMajOOoFD26JXIe34uiKbiI3iE5r9u17bouBILGm/sXQMI9YlPFy9EevlnDkyC/DdiRAIiQMc6/MqOT0HAWOus3a2EgFv2WmFspP+mvH7DBlGEs4MKXaAo8M0c9qRLD/nuXAdiZVTk3qDm8jFogi1Gb8wm+/Ru98YMxGOio5LEIgroMN3K884I/rvAkRww5d2GnF+P8snajGCG+xvmLt/NpCLp4s4WSkMdrprr4icvRNI+ZO3N6Ef2Rn5/wFsqiQFi+CsxqvIcyotgbSQZiN0nYo3Hwu9X5xjr5lKIuLY9YFD/lIC/FLH0tJiigGkHTR4ESmBZNJ/6SLc/KLItRJptYiu2ojH0kN1KCJCWXpcESOvWokKn3m5FgLdCgKR04GXJDGXbgwhIbmAoNrqxbwpBivYf6rzdiw+hrs9QrHNXTHRQgOmfhvKk3vBvGQvDrIAaExLyyi/fJGm7ROsAyLIokNNMqJmehHe7xKNFzKqmpnEuOpssRr1shsVcCsMMDEiw5uyCgQ3gJDoDaGczYqBMPHG4P/Es3QsKEkafFkD7sc70UgD3icyzm7Sictb8z2JdCq8SiDYkSMJM4sSCWYBPjiqRi30fTOsaZeL2UQ5+NCibLAMVjGjPrug3280fbucEXAh6RqAnaECw3VxyZIkC7KsiZEcmzUhokkikA/cVi4hmegrz8XTi4KZ/iaiwSxs5WA8o/sc2CwkvxOcGraRzqxJToARNew6SEJsTv8AR1IDDTBDpZEY6fUs+NQyObMCUKKhgtlU8mgpSZMrZFma9+qLGnuzCRPUQiHhV8YD0qKbOWUcgp3U+nSpYqOJY8+MCiAU31GMByHkvRkDQJnDblAiOWiMFlayfuYEuFMQ/omjwjV/60DjSYDpcuZQkhseKjeovAzSu2S7ElPlxD/QG4t9+qinG4UlUnloAKJvGiZWmkOMYgl/y1Kc+s7UYVIGCKpWCXa4ArBDPNFF0zJSOnUWuSAdDMBi4oG2RRSgkklp8czyKIevqEf8AbrtkPrYCj+WJTYlqbUtjF++KREYC98goo1dw+XLnH8msrlsEKIDjDI4OS9WkQrCNUnDgYy89POZIh+yIVHwAf3aoc0rcxk8E6RpNVGofNBE5SccBHZyDMZS+pbugI2+5KKPs/AlrEVm1FbnwqA+AT9XlPkuASOkIMXDyxlsLE6uZHwLM0Ei3E/GS1/Zq1OYqzZIvXaSghcPv9EPxfVZfwPM6RHbqoKdtryHgN0+SA0U+NkjeJk/+6vSjvrV32rY8fE3CKvR+qhLvyq/d4vhgzxM28VsaDvSFvQ4cQiJLLMFp0vw/oDvECrqojj4kYGehCPQA9OIGPEW/jnda6Ff+ro796Ld+jLC7Hsi0xSwlzLXh4GKBnNdgqyQ0nKc2gKYPLJ3LKy/5ryIygu4c6UJD+DKQlqugAqK5d0YqjSpCjtFT8kY7qKnkbtvyCU7Po0ZzJyNBG35N4SJw+VCGVR6dKmlWLOzfJSFMVoRlCQGD1i/4zrGgdJw2DvkqZFXwWVX1GTkUQUMGykySaXb/V0gOrINKOm6hoyVkD/jFbij2d7NpzMomW8qxfX8Gp2LvVg8WTBE9Cqpljvc3Y+lI/qBW4jTk3ey++etN02JrzOUT8fihd/L7SstdaKioDKsPFOR76s8nYPDsyek7EMth+hA9OWbUTSqKeS5GtSc233M9xSpK1yCns0sj5YRgnZs0OaxKtUNagatHYMtsLozKZID2B6j8kgdsN+Ck8QhFraRmrWBPl+ZNM8rfpuTsc6zUGpSw9RVQD9q14t6qDcCn86hEjbLI4AjDM6kUL0hCXWzzpYKGd/7euKN5zmgsA8iGwDYw6/UGWkzn8I6dm6K2Al5lTxyN0a7dqWrjZrCxVPa0dax9pUNbiO7i1d/+vhYItZfYyu1tgAOYb7ujhLSSqlXvbb8DeyOsZ7xdTLGIm7zM+QqsKZbueiXndidjBMma1Q86pS/fOgME9FD7kocDHjRnZLzIpncEYJo+l1Q4aQfYM2qFAq2K0kZ2RldOOreokOC2SfAI56ZqJKHMeh7ocppC5TywToBpP6NEZA7XYiCKnhlGxfHtSRxEzH0Fd/x5Au6kEdqOM6THQ8tkmwCCuJEesbImgESfNngRFiXdgcubhgAgzkeis1pax4vJaLiNCYK9doknIpSfk3ThGKmok41cl6qMzKMC9mYjFsxfVnqlCVwiK6jona7LOZ2nPRspOJRQ+4kLF68Fg8Gf+qm2MqX9CxrvzHEo/WcXWsjpAkYPkNr7SRGQnvgsPxjjdPXFSVpsBnilBiJrMTIGPDlm2nYbtLz2Y0mDDZirZ3vEJDV0Fr1twFXTAaabBWJboQT9YWHfsDU3TEi5SFIJx5ha7jhVJ0H2yFeLHZhjRVwdjyo0epIxipK6BNNBMzibAFTy02QeeLyKT0WCWku5ZntFCvwrLIYjFW3w76WT0mRpbzoCswjF25bI2m87xFKHcPnfUtJtD3L28SjC5QLFNu1RAmC19YrUlWfsUyjGCtyOQiTscxfQ3XVG1ulPwL1Bo3Rp+QPZnQLSlJlboodbziQW0T4hT1B9+VA5t0te7/RaWCOURQWPb8718p8ZdaF0t+JziJltlKV8KejXsxV6NC+39SA8/Gxy0IYkCqA5uwmlZhqKvDqVAG1nCz0GEzVEVSy14WjDTeIlWfcaXDEnu79C+Vtq0FLnTBVzf9unhQa+6uCofV1WSTR4kSFh6bB7fftzkRWYuvuHKnjzrXNYPjJLfWbBJfttn+kjAdeBnNG3UFyKY+WTClouOmsU/eaIDGB69cc1ct2joVLTwr0549eKWt1ibOVgZrWjjpVCWXzzSN6DlECfpKxLQnJYZdCZwhznR+CKnVAg11mEMdOONmid1wJDZ07a+meVa3busGSzzE+5tMZtI6SUZJ450B/85LyEtH6xKLD3m6EOmNS+/ahOfMlBXtDLeM89nMJo4gUDmOZ9u3w+KNg+h04g0I65l8KdkX9RmPQe+lG52/w9RQ8ZBMUWeQMztBP2O6Ly4ULSRrUm6Qqnu0T0umnOK5LEmF/fAIdQrk1tOTMrvLnvOfAA+7QqZQOwpNmltE3XZDaT2EJ6KJPhTB6bTE2xBgDTNy3EdTGawcgxnmXJmcftBij9lHmxW+Y4xHSuMbOszDgvfXfACJw1xwhPykXSfqWNpXXdilvfOA80PuuBMTvRguMeKJOhFOTC7J3niLfRtdWakfTc/erJPJGM3lAj5VJDAnAcqsq9A3qauKGaIO3/+we4x0odsqgyLsoTO8lbXZ0eHVV+tMFY990kLpUo1drD0OotPHqeCzM7Ax4Ct49eIbTNrsKysHOL8HfYeLj52nU6T2qAaclpEb6oLFqREHFSXvZMpEmYfHMsG2MIQxZVvRGP3ccwDmjdByBt/ZXSbnVfvKIYu4PLROeOVv3G0oQon+xDW5jIoW1PKU2oqwtNoy8kwue5G+Yp6pcpLEMG7c7CQZXPiHnY+OQtCtXUixUHFyt0H3g94tCP3zFa8+GcXTL/HcSRZpSqEUkc725B6F7sHl4Dzf4TWQWyY9xx2+TTYM6GO2Fu9Lc0Z2X40+rFv7+ewxlR+eLi0XiCnpCjv/ijdcNI18ckMdb2j9cdQx7mKHR8PubOmVKJdxzR2hP1RPymv92+IAeWkdhTUqv3sIpK+mI2+8W+y3bh9IQtzNflfMgoSIatDC0ebDEjVHT2CoZsWWH/hOsu2o8F0BWHALDk6NDCDs1bOnTqC9bwcJJkRYsKA7exD7QUTXjiI6dBAnarSH0aLGdhztSRypEWPIgh1DpjSJzl1KkfYeMoyJrl7NmgsFtiS4s6FChz+DYnSI0yfRjRRVKuUIUmJTmP06giwokeNAhBWzWgRZ0WbWhCS/Ot2adOzGkGhZRnRpT2s7dW/buevn7u1Pu3Pz0pVLdy9ckWXbtv2L1inKjH/p/6pdWRKtSreBtZIcKzZj1YlPMT4lyRRmRJhdFYJEqNIl25dIKz5uqXquyLpwKbqWy/dhbNVDaT40rbnga8UQebfFidDmQ5sDXYL8bLMxR8rEdT51Cxou3LxxO+5EyNu4QoX9bH5j04k8m3/o06O354+9PR9XfKifT7++/fv48+OniPKqTv8IkaZbT3Zd51dTsClkG00l1WXSSTEpuNNuLU2o0EDIQQUTYz491JlTCWUIYmeLPaaUZg8mpRV3Ny2I3E0vZlhQcRUOBJRLGIaYVID/6TiQRP4pZ5JWzqkFYlgqksVVUgN9hRGSXcGoEI0YFjXggjKJRtNALJmmoFADQv9EFJYVLmiUj1JSmRBExu2U4kYgPnkWal3qBqaBC76W3Xdx4VnbgXqRaWZQgl6Z0Iwt1limhDZuOaGbw51W5VdUosPjTC8+hFFzEXZpEkopVeXQXqBtNdhaaGWH4EsmSRTqlAzCKCVvmm40JqGsLnUdbkQON92M7nzTibDk2edeexz5o9+yzDbrLGkgqbXUk7P5illaE9WqIUk8cvnfTdRNpuK2HK1EZoZekdWmcOYqimN0/s1okHc8nslUq8M55xiKhYUEWbm2FolUrJ3JC1Sl/q376KBAnXnRgix66ZtSVZWI4ma+DlkhbiKWSp1XMGEVmamUWcvYibbyqqd1fRb/SJBcLwfal8zkjuSgiXQp5RpwA7+5VMlAZ1zZkf6myNW1JV8c0mSHwuQtRnlK65hqS+tkFTpA4iSRyFXa9hSEHaLjG3Azd+QlTjFup9NDvOL0oEbQpQ3ZknEF2rJKjeIYlE9vffOWecScV9+x9sRnj7OIJ664y5f6GKtLYyoGW8v84dVTRqGy5ZjEdjLMaI8lN0ah5kRnKDLVFaOcL8AeFb1koxE7jvBOma696OyhJRwdQlvbHm3GjmFrLdNfzT3cj56NOxa6NeaU6aK0Ni1RQZxCbahPuXl4eYcSes687i9WpLdv0qqV2YZzDsx51JMLt5drDLaM58wH3mq/nQ13/0+72jOpYyXn/TPIrTojKXBZBHyyeldyOuKt03BEe7UyFYFmE5nX9AZztDHZvpL3GepB6kU84hxSsBSUnmHuZSj5GskEgxG/qaMf5BlPJ+wDnxpiRFmKy6EO70OVDaZGNkPLCG42ojmPOU80sgJZ0IgnQZ1drlsrjFiFRggrvRUnJ/IKko4GpRnMeMRijnGVZfylIeFBijGs0l4HbZelxtULV5zjHvYG1CiHKeV3UgtMWJIHEuWEhEZ7BFFotJKu6ShJSas7mbTG5i+WsQw7HcJL3ejXviXqyXyyUcptDjOtgUFkboc0ZBBJIqdUJeViTSRSFMFjNcR0qpNVg5tBNv+1I+kY0DumIaWYrjRFu/zmNEb5U128lpd7MSePGopSx+bmSNrYjYBqi568DjKXepRnWDOsT3zig45t7vCb4PyHRIZJybLVKmzvsqItn7cgIz1wg2c6U/RchLZDnih6HxKMmkZ0Sn0l5URDTGaivONB0/UIUwOFHry09i0EIi+Eq+NM+T6SJLqZyngg+x2U5mUlNb1xdGWy0jhxghZahfScCrH</text:p>
      <text:p text:style-name="Standard">emC5HQp+oyaAg447VkNkvMYoRNcKL5ysdyaCZtUYz2JHZ5KyzqPt5bp6Pgl3TPBjHtW0pQkeJlEl4RMh66q6NseIU+Xb5Tj3uUi9GNAyqhvQXJzXmi1apIgMXOrr/DUrzhCrJ1ajQJ8h+8q4e6hhP4Mpjn/jsw3DowGE4B4s4hFzEh13si9Dy1c+QFBGVIKkd7xoa1sVi7KaOvVyOsFKqvE2xXelMIhaPWNCFefEzVMvVHV9yGaahkWDC08hjxdeip3rUqTptav5yI6+3HjaWJfrkCs060t/xyJK9+0ohvQpKFZ61NCxRjZ+aWUyHyIU1u2omyypos999Jmcpmc1hcCo8jFUmXMNLrxip1hmVQee7VeOWlkhjNkihDF/RdVtClHlAmEjTuYUaG1vK9sAyTTIv2P3dcvr7WqbJLZnUfd/dXJUl3rjUlQG6ZrHqU8MaFg6c6cAhJvyBCcLq/+d95UzQxG5kYNNQTn5h0lhGNBdelloot1YdGcAKzC7qXPF0+MLWg1JXNFnKt8JqqxICsZpOO720v7c97mhbi777onZkohQaQyt2NJIAyLZoMikAaTKVNdWXhGe7k6Heei7R0iiyifLuRKWCvtSqzlOeG0qfekrOXcqmnNr90vq2hz9eeoleSxVg55o2PjvdS1L7hXKIcqLAlBqkwLJ1LHSiRUwmrupUmHHQkpZCogu5KyRKxi1ss8cgxE7La/gq3lRDVo/wECtwxvIHN+Mjn8FCRNe9NrF9OJk+qOxMoMasUxj1qZPSKlM6lfV0Px+0UiVXNCEiNJdaHdq8N17xVv9yktNNX3vaa4mbgzoz46vh5KhDp8kgAVzpW7kHtebJk054POt0kA2THqYVeZt2WpKahOWCm1XdDmSKi7VbG5dZB4UHjnh6uUKYWG+1JU4pYrHhG5XLesyrQWsbRdsmGdeZvHcPyVppLK26znwkIReJ6TrPrBtdEtonoCbwSRt+HdYwFnUzbUzcJj2SPw/1wP/oGJts/C6ufqMlMhRWNunDzfZ0Ex3gfI8/ti5s/UTpwDP7zs1jkjM/Ve7h42Xhyjm0NzjeuKGIRI29RmZQfsoZrnfn4Aq9Q9AeGRSib+y7OsP3boSFDNv9PF+u6Ixe81YUXGrfaOOyCC/9tZVFfXT/m9kMPUU1y7t7+oMpQ9XEL5rGmow+m6hOyReo7/g0N2ev3569NKim1r6odIQVLv/3pb7H24uauyKIvjfaN6aVq59aSxAVtJdr24xaqSorWldC20az6GoxKvQ9X6lItPhAI0QlF9VkXo8Mm0dw9GmP+t9zBV+LQx760Ed7ul6fFXeyLKIGDR+x9djjNW2f8AZtJUMdHvcmnCM3A6c/Z9EdipJ9M9E46kQmnyEndkYnp4VfRqRIERRbmYVBptYdHJUwhGJ5hYZzQSFFUUNRArNCTFMw6OMfG7U8gZFRzBVKnmFGNHYSBcJzLVNdKARxjyR73PUbJ2QzOpMVCWeBTBOD/+plLVm2Xuy2XiSDL1zWWTvRO9DlQBNVZQwGFjkhPpklMQB2UvGTQgjGY2RHTsN0bl10L96CLUiiO1kxXQ33EP4gDoSQcp8Eeh6EaR3hN3oVQ7nmHsliYvIwBBrwBhogAomoAUOAiG/wDo8YD0PAiJXYiI+IiIyoiCJwA4lIiZrYB+uwDp8QDp+wDqLYB5qQiuGgiqYYDqj4irG4iuvQipqAird4iqi4DvGAi6r4i6sYjH0QDrfYi8YYi6U4jLyIjLA4jKvYisu4i6V4ip8gjMIoi654itaYiuuQi6T4iqd4jL24jeSYjcSoit9Ii7/Yiqa4i7+4i+q4jKkYj704jP/ceI/C6I67OIrw+I6zmI3LWIqacI4DOY0EiY7aCIwI2Y0KeYsN+ZAOSY/6eIrzaI/MyIq0mI/Z+Iz2yJHPaJDDaJDLyI7JaIsWWY+2uI+lSIrfWJHl+JLo2IvTuIziuIzb+IqiiJP5qI6vqI7FGJAmKY2jKIoouY5EWYvOeJKx6IpIOZA5mYy4iJQMCY1QaZQtiYxL+ZHtqJC+mI+6KIrxGJLuWJA0WZb16I0zGY5RKYrUyJIJSYs1KZNuyZAF2ZOs+Ams2JJeqY9FWZcgGYzgGJiaUIzigHh+9F6QRyXmd02D2B7eRFj+MAqd2ImV+IidSImf6IlvoJmXWYk3YJn/nigClpmIjEiO8WCN1ciLwCiOqBmYpXia4niQgCmQeGmaAWmNxqgJx1iNqxmY49iQ0wiTxSicEGmOBnmcplicg6mKvBmM1vicq0mTqDmYsKmbwfiN1Xia2RkPsAmU2YmdvAiOyjme1/maAemddBmTLBmMtImbuHmbuimdMuma5FiNx/mSyBmcwHif+wmO+CmcrmmXxPmSpvieNWmg2DmgrxkOp9mf+smet+mgfdCgwciaDlqgwDibz2mMGPqTuRmdcumeGUqhqmiM5Hmiy6mbDLqi8cCgwGiWNMmiDAqjuWmQ2jmjcVmgHJqa8YCiD3mKKXA4hXRvDSQt3zAX6hBD/+NBQ9vkAzdkYldgD+nQfvRHH6mDcVVDPnZWZEajEU/DR3RWb2elhbJVXEI2gdeCMr6xVbHEhXdWXt1XekDnJmQKXGf6WtnTImKEFj2XThWoLUEWqHikGntaSqjnScb0GZjDNmRqWBTTVaGmetBlafxRNSnBptJyU0OkWuVzGoRqIuTWffcXMGG6gjeYfCijqY3lTpxqZR6hGnOaGqRWeh2IWfxnNra6eWrhGowhRmkXpyijKQAHPFuoNESWOr4kJwWxqavBFuw1faOqbX7TgfpXMchTd0cKQ9f0DUzqA/sAEfBhYuHqD8FWpf9QpsFRdqhCeY1iULmkKe0TM6zhYv+1lCFIaBcvEqkJUjuP1G225CD7emoywoN24xNfJlkRgnl6Mmk0kiXg43c4AT+tdRzRUWQbAkkI4heO0iZKVWE9Ii8Rg6+7026wIl2vYWZrc10eAii90XDK519wtrL0RHAPyyILpIYHlYZr8j7zGrEJVklqCCg+FYTMtnA8ZxBewzIrQxvUg20xo7F8JyXXsUW1UVvcUXYHxnyBMiHN10cxE3G19EAw82YLFRN1qDa5k2M2MrZm20JhqFlWtUVaazmNEhrL+k4/pmin0np0iLHt0yvUoq7TZF/hBYjlsVd9VUNX8KTm2rjoYVjX5V6ashxpEVDnRoTRxaVgiKlpllr/e9Y6l/EVsiQ8N4M+XRRuFis1VRNQwcNlUpFmv6qowFq5eVo9cIJg1bVg2XJCB1dngvoqRmapAHUvuPEuYDg91zWBUYItyZot4EWvG1OpZgEhc7YhB4dW/YKlUkF9rbN4G2SBDTJFZsEq0aJLuwtGgSpL/MK7J7OnF5im/fKsXlS8LzNtaeE+N/NFasSlwQup1TtEtLUck2VIz/Uqm+oknOaCk9VJtMWFeVe9aIhdHmitkvZmAWIefMVhTeoejuu4+sUdKqtwSZRkvLdVQ/WDxWSFy8U4r3SyuNsPRqGxswM1klM3EgxJYBYgVjIqQiU5NZxCf9YWQYW1Q3x0D3eY/84rVJlLInaDNbhralGbJQbjtBDFw087TKAHMiahh9ozGo42rwRGP6vxOzdTK1jStTmhJrSHcbm7tVyss0HFtUdXxEIrVIZkJkebP0d3dnWzZ4EWWuLxfwFYWu26VBrbEPIDMy6GPoicXZVhxjX8S2WTNrvxMgKXNl1jJbLReWLmPHGLyMU0KJPVQ8k3O1ycYI3MgwyHf6jzxH9xRjoDw+UnLLScuPsAH4zbwVWKvEJnQdOypV5FI5ULXAqzuxQyagfkJiqDWmfRSc2xvqh7rLDUXug2vOubM5oTu9AKvlvhJZxlRjaMu/JbK/+CgVXYhmjVgqtaMwUGg+ChycaWq/+gRsMJQq9X83VohXOpRy7DzFon270HjL2jqm73a2CBsVrlzKfpI2O0S7mX0S9LwazYexkUWL1j4WIUJDrMR4QuSFOmpBXC4Ulh6sUXcxuBgb78K36fUmb+YbnAN72ne6bBU0J6tlUgLWk5Mj3icX5TNx/uwU3socvmShog+yVA9Ehp3HaP0a9YHBvMDGSiciF8sslr6IOONLTJO3sa28Y/DHZiBii1gcLgNYdIyLJq6NXYzKWQQ7AqmC80IzmfY7OwwlRWC1VQpbIiS3taUtBeKyfeIbYFq3yZGing1Wo8LGtfVsVpGM5b/UdzbbZTy8M+VbAEeyAnjT/OZFp+213/gRaEldxb76ZOCKVFIRR2qRxULmO/h23SVLNiyZszs8NOvVRLUCQjrVbPyefNjsM8anhSalNqm/ew9ofDjkyHLyQYd0MtliPEPTNFLtQObEAM5cGtg9Me3wofhyPU9Ke9Y4SEFvgm+9awjdE2SMYWtzLA2yscIkcWzZy5E2O6+5cSFRiFjBVX8MtlUZWD/Btc34VgyPPAv8TG3A0hWZa56xurrqt4ImdeqUwYPXR9mOtDz5u1nJQ1XpxaXBRb7D28/SIgp6R4ZSTTeJpTCsIXJnNuNkdEsCS/5IK6Bs6+P3RCsbbPdPaABrGlYxIXEW4X67wRldF3b1MiZH1YW5EY/6sDS6+1byrUrjgh0UWTLo/qvbv6WdkCM/jyzG4kGMhxwdvamOBKpdotbFURL0KRyNR1OfJdOSrmSwnOb7fTthQnr/W82J2dsUZLTGyMFxKGJ4RSh4z9rqi1SXnsTLI3RyvX4J8rXIr6SJyGe8+DaKC9QHV0xXDs24m6Vg0ctmCsxPC9vUGCqglmRFFW4p7NxjwTQkXFtHft2WBt3LKWhT3bUkz7YtN1xZLz5qINKw0rWkVN5vPD6YqOq2BlVrCXhkBl6kqcZiosWm0iJqoOQVCstu+2LjzBgJeuQDkGyfE6xyiWf5TEKw+nZ+njEixRftoqQ16+uIIV5oRlWIxXHf8Z4WrqwmiMQTU2y1J3UVZ6p96lmuKY5IeJ5Lvqyzomcj73pTLU8llqJN9WNr9/WyqIutVYWxIMldA3eM5g2l7ku72IvbGtdLeNwt37LLIiyEnJHBqXKiEmBNxnQWTPfC3OxYZwJeXOETnYcdKidDKTulo/Ixjjm3dXWmovF1xB70O1k68lRSAGIsRcNmAbl4Cxg+QKF/Q2k+JS3/NEY++OAszLZrtLE1zaRmw6aNOvbMdG1w+LiWvaZEPfV67sHk719Fa/lMg++NFHreflFnBgo+s+/4ExcxdzDMaDoef17MP13Md4clIpRvjy6iuiVuvUNXtqmu+qvBpM/D5hGNf/7WYlHBtN8xrOIdxjb+K2tFXRQRvY6sYktSWmB6Ihf/exEYd2Jv7JZTK0ukH3BAu2gJv5qzfrjG50eH3Cnczkn17ycIftxY8mGcK9mLH05pt8ejZgeE7JVE68I5t99Fw3lpbrt/X6Yvbbp0Sx3OastY7aZnevzbQ0CSK2o99qNQEXgbhh9FFDjhlYb29ijmpRCNJyw7zrFAIQ9tDZI9jPnjt09dC5s/ft4MKF9tS1m2ivHbqL7QQShOhO48CMGw1+3MiR5EB1BAtuHGhQoMaSBgeWnGnP4MiZNWOa3EjxoUCENF+WZPkS48SJ7m5arJmzZDulDJMudDnwaEaMNjma/5wpkylBkheNCnQqFuPZi/UeKmSbkCNDg2oRMrSqsmlBj0n75ZVING7WlDkZBq3rtKjQrhsJF9VYdatWsYgNF357UCJFqFBxNrYI+XDRiHW91gw5UmvLw1mdnn2s2q5Ioa3ZNlwbUXFEvXkbexRJN2xTjWlpO0y5uDVQs0VHKn28dfXnoSGxClSbMrnhnYEPO6aMGzRLj3Txio26V7PFiuoUfmPTyT2bf/Hlx7e3z54/ez7sXZnf3/9/AAMUcEABMZqro74Gcmg2hxqkLSXYsMIMqbG0MoqzmVIqrq/ZvCLuoaj6QkqzufYyz6aoFsJMKqioCnFEGH2S6iDzYtSwxf8UIatoQhJVjHGwyYDU7ce9cvrtMgqBEpG2thhyyMm+PlSIoersUatJF0HcyiWiFNSKMKzUcrCtKbuLLiE0g7oMPczOEtNKNN9c0K0xI/LIwBpxdHHFvfqKis8hedTNJtacAwpBDUXkMSnMUJTRxBQPlDRNOLFksLbZUiKTNigddDC1j3Yr7TiUNkrqpRJTLdK4mUKac9OL/mQ0US833XTB4dL0bkOHQErpVTrpPCijP18U9MTl8gzPrAlNvc7UQ9v5Rqn22vsGwPuyvcKHfQj09ltww1VIq83cquu7pyhNVM2NpuRUXRqZk7DQgULMaqkLhXIMWqsiQw0k4Lp8bCn/7oQiqSqo+jr0tZXOvVBWzryKzcip+GJuyzs5M9TCQhHuFx2AGcvqwjghIhNNghBKy7vnjGRTVi1d7lXhmVhVKbWNAY6VsnzPFe00nCeGlkUimZIQMp26E89frjhzuqe7LKSJpK2YNjLqmXDNFMRSbyz6vJaCQvgx4S5NNGjtEOusz++eg05ntAodFzuBwWvZ6rcgwhlkJKuuSMXwzLu3IbY6qbYTAPHDzyofwnX8ccghLI7lK5l0y2yw0NKxzZUqxEmldf0cDjZJL5N0RR/5tChEmC2GNPURI1WUUZhPnYpceW0cNje9z10XUkCbhQ01JBOuN6Ix33X3Sbc05RD5/wdBXLW5yIRSKFaVTLv0zQMNjntrPB2d6HJh65Sz0iXxDHxG2oGfXDf4lc2T3ONK2vB9P90nMSOvSVxyUoSU6VIBLFkAR/erSjVvdHMy1MdGFRKs/cR0voqX6YrUNqOVD07CeVX0UmKQDppPg3OakZBoA7g82YhHL6tRvDJTkZHkRlkH4wtyrOKUuTzkG9JiAzGqlbj7bEuIkCNiEQVkogwGB4M8O0sOcwiheikPeqpKYtxMMphyheUrQ0kaQdK2L69IjF4M0xze6sKsfuWwVLERI2SKtRS8qQ1FfaoYd84zGtBEJoxQ4yLH1rbFlTVpgXBSEghFNJkIGQh1JRSZmv/SZiaf5axpJzSUadCVGDNe0ovSi9+gCGY0PyJSZRszzQOlVjDX7MRnJ3kN09pVMu5554kJ7NAcewIhj7HkSsJyl3FuIzRQ0oxUN0Mkao6WSzMBUzvnQmX3iIKY8MTkTi7USwbr0SDDdeIb1/pPtvQzEH8YUZzj/IdD/NQRF81wVi2KGP0Eh8bO0cuJdpoiaxCUKnQUZ1WQ4uccVTUXGS0yhSviGsRmVcHbEYt/gILdTwojpBUtClAsORLvlKQ1YUFJUxER4PMMmCh9+vJfG3OIQcDUGU9x6pwURVrZVMQmNq3ToCSS3ywJMkCIpBSnUNoe+doCQaF1zTIgtSDELhb/OxmhE4C6elOVBkjL550PgbOJpMs2g7TmeMeLPkFR3/6kSfqdLy7oc9DkrsfLEQ5yNkv9KFmtZLmmuolJUqzl/lQ4vpdQCCVm7N5etnk4+PxHiIrLDzkNCzmZSGeMLSvKLGfpneXVxpPupN9p/jS4sSVWjlHkydUa1hNJosaSxWTWLRMkwamVBa3zCtpkMgPQ4lDNUW7z7Ba9As+vDC45l2LebN6UsqwwD4qtjNsilfod7QyXicQMqtNQ9rPqFZN+y0Wb6SRazXaOirZAwWNxdesZkCDmWYWqGm1hkpPtoe99SoWl5pCIF+JxjIC7fNPkGrvEDCoGg5I8zlU/N0b8/x5PbYt1KFi5q6bwUTMzWWELNrf5DcT9Bz8+2BY6tnVYDIOLdQjyLVzdCsfvLiVkFcrQUE3MvrfWpXQVU9RMmdOPihE0Us2KnbJ2dV0c5Tgwu4mhoIo3XP2+j6adbBbf9phO8fD2gNHr7RSjV6VUxXFk3/lGE/vFFKmekyFD8e+HN+jTtwKrp1vrXkajmlZ3bZS+cBXWeetmvyXhrzzrE9ywLLargposSqMzIK4QWFY2V8lB0nWgblOpJFrFi4IUguFrKBMm2gSSl+fcJQdpCeaUMq+EThbzXHE11p7ydIMeFuF5e7TVqi4GKdesFjf9E0QKo4PCGab1gMwJ4gCnRv9I7MUibB+lG/dSllmBSyLUlEi3EvNxeFscMSJZK7CQ2RNH0BIvUTr4yeRosivh8dFlnHLBSD6Fj65BJhqpNtU47blOwNVIlZYJFvrxT8srpYkjc71c1bpqJ23EDiYZ6zDB6E+FngFxdKF5EQd6xpR77BLVrrzKz4w40OnW9LzVHGywoSdzKzErxeE0oxJvF191eSQZW9u0YI8l3JR5N8+aGe7WpOopfwtURRiEzR62B0Db8oesCRLOWgf91Yia+Jo3VXBQ3tZ7jT3ueqvEN9HhU1L8nPNN+AIjr7aw6rXjpKB+PUGj8aamqWO56G5k1GOJp1AfgV9ww+zWjVJJzwT/hFLd05lb5vKbICU9LU526cQlHdOa6daIQwr/9g761uNlmtFNIRvoQeYwhJduy2Zj/r//UX1+3d40WzmqZ0BjblNqXvLM+j21lmJVSY/dHXxDNF2Te4bvTV3yfN1y+Ey71Xxmp3RUIW94DZ7P9moZq5jRFJw0gnua0O5JgwC7cwpH/8JCp358gB+SZ0p3KyuOM47c50J5ZeWBmAT2RUbeTsurXbZcwmMbleOZAXMsLLTqXWo3Wdd4a7s1/puxYZQ7MdzKJfl7OOCikshLt9+KiJVRI5I5GjuJMwkiOWoDuNCqHxAbFxF7m6yaDkQyubSrKcEzDferNz2irKsCqs4w/4xn2SKKMq+9eztbUSDPO6tjYo6wCS8vyaGTqS+FaTm/YMGcALK6OT1jEz9p075k60CuMJTFYKLTWQzOmamDejBtyiYAiT77ABmgqz6hm55/Gqgae7E/uioS24miWK9ZSjOmG4wJYh+7Uh3z8LWQSh2ieUM27B+Z6hu9EhXxIajx8RcUA6k3zI0iUzny6KeagpQ2lCK7c6rn4UBQcbSNAL6l0YqKWxe3wDbNwZXZc5O06rTJ2zVEg0E0mbyK273dg5DmEBr8Iao5k6h6mZ770TKTQRPSkxJh+bO3Qjfw0b+f6TLy0BIGtBef+BvYuwu4abe06jhY+US1aq9ZMivLAP/FUTPFhqAUjDo8JUM+GuIqb4sNilKPhmAD9vAhbCGsIeJCobMOKwKr1dg1E6IQ+KGx/Yk3Kyou7LpH6QBHOPsYVWI2qUGkfmhHMxkbVAmN03oNk9ozwcOQYdoObovINhIPALwyhhtAQzyeToEqXWQgiBCOs+kyx8BEUTwXe+Mvy1OOTcSqlWsbjbk3HiuPu3IumkTGx7DBpCO4YCKN7nClVLqy7HuZiJKppHKsiCg4tLgYAxmKuFsLqFLDdyMmjUGkkqsf6jI0oMKj4/DB0xsvmwEdLeuTbXMJQsS6hjCR9rBCCcuW/JA1dRQ67LGTRDSqLCKUqRyvztqKWdRBetr/MqtYsYSZuq1DIv/Jjay7ug80oWIZyja8IGJJljnLl//BMyILFHsxxK2qJs0zlk2TC6bitIeYDg3Uu7daSGPCM16JtGAzDWA5vEDSvbnaQbfYtAL0NLdSvAMZM/Qps6zKqkDUsrTjnIohOkw8mT7bRQ+7OEEbJEhySSOsQV47rdtxzMTorvfjDPpCh1O8TbfLvQ5LRS1JlI7KPUsbMwU6OlKkQc0Jmwtak2TyiXqYCAjLuQh7NXS8j7cMuk7MNiLUSFmaHQWLHST7pP+aF9XhRtgYOUlaJoeDCT8CwoYbnBsylINRiWL8JZ9RQxHMSevkG9dinX1iGCCrCY/JSmUr/ze+rJyUmq+3Ox7hACiM85k7pEWhSK79Wo0OPM3DU9CWZIxQaqAG7CSBa0iWtEre0JliU9AtqbY8eo44IkpCZB3MO5vnTLoj7aqPg5fvzFLeJFG8CzchjKAuKkLF6qPYGNGHbDYMPcPwNJ2ZEwsovZBvUIe/eo9zvA+f44/8pDX7gh5rdJAN/aQyvBllqxk86yV6gjNBDJ2yjChHkUOJ2KdIGVI0DB5GS5g9tKWBihCicsWiiiiDasGNi5E+nNTOo5TIaiu1iLYbdVDK4Dvt8IpW9DBNDIm4UsZ2+z3ujKtJ2SQWRUXLyU0PW6tEhT</text:p>
      <text:p text:style-name="Standard">n/a9PfkUI4Lcq+xJR0k7ut6f+gqWKyBGIlfBO2MhpOAHKWHSPAzwmaUcEcXrw0S8s9T9GgWXWeW6xG2OTELFU8bby91EOYHHHPPHofnDMcV+sP6Yu+xtnTDFsK4pNEIuQ+mRNSrIOYMio0CSm/wVkJSOwihLSnzgklN3MtI7TK3Bo220jI+zstmkw9QpsaiQSoLmnCiu2yzyq3vQqpxFQ3y9mkwzOg8atRizstCSwVJNTYneCM64s4bTu2YfIuQNnMRgFGqQkapTTQdkQMiRm3qolEovC1eRTQUwW5CGmpBNO4GCuhzVwVhGQpLtmuhIyg3ryamlQ5prtRl4QmGY1OvcortmNMUNoh9ZhPbbpCnhv/iCtAB4DNsDI5FMVTMr5Dus+6Sv7cNc881ZIAzEodzBfjTDoqxtfaE6NSKjD8uoS6itVBottitJvtHxdTRL4xtZY92vVxkejERVXtixKUo5UgTUokwE5FvCT9ow4SDkkb3PaSzdIZxeyMK9pLFO/kPQRjGF2DwEW11GUFPKeDJbrCxmDVINv71mTisttVFgjE2iS5rUKLPSMUPj/VVWU8H+Mb3Dybkch6E0PSzfRSTq1g39QDKv+xIee40F9xvk7wofrsDyGKPnTYwr8lp9szRqC9i3mSCkkFwa59pyM0JR6pUh0NyppQxZ/Uop9ZIgSFOfkzreR6qL7hCQNVPZ5h/yPENNl681Ek3dARg6ejQCivA10WTUC4QM7rEdkU/k2bsdGg6k1wLBf1PDnxIq+7IFAW2jqaml8Jba0rJdJVdBl9Ya6fJDE3RCqsQ8OV+jadTBaTiC2v4ST96VKIraqcQVmbHNotti0mFGJ8w5vFQDEA8omxPDCxdK7hyCZyBKIs/LkBPqyZoY7RicGfoqyKJVtWLRUDSuAlUdQWC0ulaFR/aqhLvVS67LzEVF2+uBfeiChyi5S+lCVKnajECBkZimTZweIPkRIOgY1Bha4pe9Uv8cebvTZ7tFXLwVW0Mk/ztClKc8bRm8ZB2kthEtPKQEO5XBZCbNn01c5BArTk+f+VdNPF5RwV2MWsP1KoyMTi5GoRoClB2Ypi3Nwz3s3O8gzkZlavqKsn+XVXJTNfTGFXOJrX3mhPA5ZB5KmHfmAPPL5TwrKHPjYskwI3SUQXi/s14BHSKGu0BiTaEdFJ0WJBtUmbbGO/VgIm75JiZeNY8VAugGKXutQuH14leQxR37HQVtHauxy35j1MH5slnSoxQyKgmnUKkkwfNo2inR1CcfO79QTH5YLEqDXiUH5Fos0vsmigi6ll5AU4hxsKCkVGmGjFQbxQzztqq0LpaVrKkZYK2PGx1RBNt0nefzvg8mJatVU7tu23ptab35TqLZNb5DDGUVGPhHgwCIM+IZL/NT39Z3HCqz5cp0YtrmUj2MOwGrtTzEQtZj9hVshFXco1FtEd0Lbz2ld0nY7WmT9s6M+lal6jQ6p7Ia4inpFZJxTpNk8lXslSqYvcF4al2MegxLz8zfMh0va9vUxUK8qDXkBLNPWFzfNhvOSc0ggM6duIx/yhs0Hxql7+7SXDHIzaSOYZ4a7Mv81YTBYjyb/kZoo+k705QGgN5N6N38WzTXZGTad0nva1zVths+GT5+wit1Ox3z0jqn5Yj2oxx/+Ivp7jY74Wp4BGa6sepgQOKBV6oyjLaqZ9oBEJtgkGWiUhwD5ipX1p0ql0TkM8G2E67jNSYuTbGCB91MYEjRp+/+gRNkj582I99LGadudCerIYPVkTw0SbXSObJEKBuaogbk6o/tF4xrZGRarwK/EKpIoEBRod3zj7K4xsyythlGywhcew7UnxIzgE/2LQlSFi+0G8DJo1jT8yNqacJOVc82kzrLfOhvJxmWfu6mDToNNrwuP+nY9smbDp6+8iMr0hm+ryqKLD1WmgrIuKS2B02j5EwdSuQ2L1keTHfuwwDk9QVUQQ9Q1NnSxUwd9lVtYwFFXWmMdYhMc2batUXrYj6VlrrqqzWpq/nLeUqlUGu+Uvc2cRks3Flc53xijmlsZLFO60/st7KvRGnaY7E7Xy5sEVPcDzGWOwDmphK9XvY/8rZwkKDAYliT1O1B7niSvPXNZVg/24+FVv8P5t6Z2NpwlU8BoSxTApPVsvaWmIOg0s+2TLALZzI7qMb0hzH653nZDqs8tcwzTLLFrY4MAuabdHbWOXic4eFZakpdimvXswpZgbjtsZ8aDIjhDof0dQ5gOVraYR0EjzHlfqkSIPHWNpV6SnGNykv4ASlcWhpsNZfrEMJSTzKPa7gTfkFryOkJ2X9Eq8Kf94xjr3RALSlXOzJRyYmHvyYzYuxP5KLUbKRlk0yhUyUpUY6/XwHKV4dySV9w4jtOZgm+fPM+/1USJRBE/BJJqvHlJL/+jXdJR3yPmUhrC+yHiwSaQNQR3/mRzdv6vpvEsv6UUtqKL1pEcuKq8SKAOfnjHVJUVEjrCzOsJsFdtpcsE86DgUHtFuXq5C+tKZFKc6yhNF+J7VWoyONAnikqW6VZ30WfQRDkOK9d6lXgQRquDVbW53ng+JRtEZazbFbuQuWuSg7KEE7RcJZrc6Tm/OL7Q1wb8OHkbCn7hOWYRfwQ1Rw3Z+/Vpab+Ed1skEklU150yj/TrZyIEd9zEsbXP//YqfJ4rYIbzdJiDyBx+wCgF2+3BRkG/QBw0Yg3MwB3OgBHMAiHNj4mFCV88eOoQI3dlzh85dP4bq2k2cCNEdxXYXMzq82LAdOpAiQ4a0J9JkyIv97K1c/wnSHkuULxXCpPmQZjubOROuTMgTpk+aCEEe/KbPCx9zlCqZa8rPHDgy8vx9+1ev38OsC4WqaxgxaEuZJHPOTKgwaFCWGCVqfLhTYcShJmOeDPsy4cyvFx/GrWjPYt+/grvWM2jQ3jfEQB0SzVq4LsqzMLt2zNoRKOauCbsKNeu5ZmfMJUc+jpzWJmq6aSG7LLmy8EHYihPLHgn59GeFGH2ORI32bG/MpoGf7Ri4K+WIegc3vMk592/XMVtn5I2c4l/s11WKHUpSNPjQmB2mji4ZIW+xJ92aPS9UfHuzKyVbrl/5Msy7MCPeXd8dcWHfsNHJgGz8cyCCB9rjjz1X+P/goD0JSjghhRVaeCGGFxaGyQ3nGFIJJU2JSMk5N1BlT2zS5RRTaL/Rt2JPgl12n32fSdQcRsg15FWOGVUk0l4qddTWWthtJGRcNBHihTn8VMIPlPwsFSIflwxxIkQoHfSaYWVpZKSMN93H349IesQbmtlZNNR9YV5GmGJdJYaXQv3ViRZkb7mYUGIrPfeWjpfRpphd0q2UGG0llZYobIYVpVijsh0UqFk6IoriYYPKllhlj+pImXOCmVfTZ5TtmFyPP5bZU5DZCakRmRrJOFucmKbo0JZz/RTWfHJRpyJgPW7kF6WVweQRiyxK1x6Nk+546aaQOjotUdI+em2mKNb/CuqNftqa7aWMOkprYnJqm1hOLtG1rnLbxbUZkW4F6idF9RBIzIAVLvigD+g4mCHAAQs88D/ikGFOJUmRAocXZJBzjjklMhgUjdepCmuqHB2XkWoneTwaYNNFJnKMLi7kWVmm6adseY3ac5Q5osABhBcNl/OBFU6ZQ4Y+hpHaHE1lgiWybSWd115nPvLo1c9fqTeWTOe9lKOaHw2JqpGhDro1pseWVC6mZEl3HrezPhe0QmfnRt/R6HWs2Em+gYdnSSir9zaj30Y63VjQCSfZRHfqOTdQRSf9GV6bDSarqWwVeyrQbK+t4mgpzReSxa6KWd1t/6XG9t9qC7fn0emS/8zQd34T3vado9P4+mo6BU5nXjHhimiBnVRF4YL27APTgwQLP3zAPtizDhxNnuOFOO58Q+c6ZJg4aZ4jyx3f6P6FCjuNaN/o0X0caYyRWnEN66qa2mEcK00QwXxOPJMh1I8/8dAjIhmSWOUYSY82TfWb3JS+YY0vST/xTvo4sxxu1SdaXYlRryAIF+H8CiiIo0mfBJOfSjHHXJfKU99S9JjDVAta44oWCju4GMGYMFLZKsyNZBMoFZ5Ncj8LoJkK2KOFZE1YyllLYGJIK4aYkCHqkiBIwlI50/HqVRbR4fbqsxCnvaWKqcMhpgRFLmvprUvg2iK2HgW2GfnkIETkYv8LrfXCm4SLXXM5IhCNc6aqZQ516UKU7gjUiQo5qI8J2QfxAinICcnjYOYgR/xs4pBv1KMqGQwgYaZ1LTAeRkcHKZrYMimTHfJqgsExz03SJJ8JYuYtZAvbQ5YUsXh8g5Erccc/jAIEiJkDCIRw3uVQtx8h0eRXpvsk4T7DH7YMSSjvqp5/JEMkI+mlL0T6IXMkNa5LbaUxuKLciuJzo0/tKC2hFBVoLujN0cmFNCL7WYsoOJy+fUxsYrRVF385ORvycJQlIyc7Uwcc7GEOR0szFUBpGDm/mYw1c+EYXjJHrOwQLXWmU504bwifn40TJ4Yi3wGDWZ5wSuZy46mRsfD/pJMs7SdZhxrMVQQkIHzpyx/86t0gYxpIfdxgDlBZh2xg8o0VqeNAocTkaa6HTtoprmwM7J5PcBhEHg1TY2pZJvicSSzxZYlVZjkKH+DXO8Q0BqvmoMc66nUYLpEHZR4xqptiFSwftQU9/YGXX1LiT0qFMU0xSZxc8Fq4uoUnNBnUTLLQKi4Qmi5vXMoJoiQJKXjmDWymUtw1XSjNR3VKMQyBJHMquqfwBStWRdoIXE/1pc5+b1aaYqO0ShoWX5HsbWFB4Ro9xZxtLgY7Jq2JuhrXwDDBdm/iGqFkwYjG2SbVMJF9YRcblUZcSeuX7IrjMi1SKTDFtaSNRIwe88U7/wb9Dib+kCl4AQY8f6yjHBF7wxUQgxbGFG6npkIMgorCp0ZuCjbu1c4U9zPC3uy0pCtiZGJUQyqK9KQwCGklUGBoTM8E2GeM5BOp5sQWk0xElfDzWQ3lAYenAMEfK0rbP/ITOHUECDGrpctODxO0ncQSvoRqJBE5pZhekqeTSnTPms5qpOgy9bJflKyKb0JWQjX0lGgVnVY0iD2hjqpoubonPl/EV+8wMWpceudk1wVK0fyGpCIjnS/1OUobBZEvbULrjDaq5kJhciLycRwdqQy1GMWNdOTkyt8+t+WO7ebD97ygeO4sZvnBTnIpU85eZ5IoxpBYHfciUIX41Ufjhf+30hi6gj9u0JQxyKNOITMXeTgzCi+cgxJPMQccNEAIXS2oQyXSh/2awoc41MEk9SvHHJ4Cjjekw5/rAMfOxKEPIOAsYvR4Q0HkZ2B/DAEO5zj1OaRyEHRcCh3iIDXCIgaHdaBTH0MAdlNIAQRJQDhqST4KiVhZUkb5AwhzqEQcRuG8hNSjfnDIWVOW1+kHX9scnojHK80yhDnw4QaEqEfgCOFuUmjAB+u4Hz3kkQIgGMCm54BDp81CzVqREbrc+UlGJQjyvbYtoo8csz+1+Kgq/2qSJy0hrYLLNdneKCGX6e1iFy2YRrUJhwQlnByp+sPxVSfOwuLIXCH3zuPaqTX/GyRsxyQpdRfS1ufHchqd62RZy8wKho7JeXLVCPM2tjFanAql1poTm+TGtu1nfFQn0+VxqdpWc2z5TE7UgTs97pFC/PIHOhLyXUsTPkGY+K7B+CEKIKQjwIBV1ksOchRRMOUpUkoYKOShDrNk+hzLw3ZSEPZvccxyKUmhxByY15p4gIMf0rsfH0AkJXPEG12b6UbyLC+iiBmceplu/ZNMzfuJwUTDsn7KUugRP+NmxZoWXj5D6FMPTXiiEmD1jPFnz4el8OMcQOhZvTtUyxNFxGBNyZ9CviGJgxkABv3QMD/oAYTkmXr257iSgSczE4NumWprmiqqJBA8mZ22+E9z/yCW2hkKyxSXj6UZ4kSfVvxcyUnZSZRGjLCOizidWRgUdXBRcJXGOCENRGHUGxlaPvWGMJHKZS0Qj4hJFCGVoP0N1MjTL7nZLn1E5qQHDabHBY5K/4HOkn2Or5DPjV0OblAUEPZSeOhWWRmaMWVJ4uSdtDDGTn1DHrHB7kzIpE1a4XUhgjjcJfADKcQPojxGANrgtYUeHNzAOgxBHOAbxi2bpkXMOdDDDcSDF5ADwtCDs80BGcRDs+XM/cnPr0EFOFQJEKyDCMQBOCRMvAnG+9GDlJxDHIhAH7zB/XCYPgQY60VMHGhCG8YBOQBBstmDPEgiIsbDDWTiB2jCV8jdz/+8j7oNHUmd4iH1AaLYYiVERTz0wSpCjCh4gT4gRCfCgTjITx1cQpOAVYOtA87EgTiggy2CQ8WtYR8AAbDFnzy02Jy0YJs0lrZk3chZkVyEh8n4BFqMUFl9mGDBU9yJTBs1BgKCY5bNXNJB1jRtEddUlmMlnY4kIXiQFltdzFqF1nZwBNcF1BnpnO3tX9/IGSZFDQH2lgtyDzidiZ0gxNpxk6XwVmx54GEAl97ooxp53cn4mBmF5NR9JLRsXbRg0tE90dVgh83pBZ0Ax0XoHRYWSKRNWkJcgRd2ISb8gya03iVwGynVjmB03lctH0t8w8OZAx98H2JgAhCE3hhIAlD/PFyIUAI4XAlMpAMQNEm8ZUk86CEfzIEtNYRDFKUYDkFNmN/OjII/DYEnrBJCpAAZeN4QGE85GsQ3mJ/3bSJCWKUVVALP1Ip6bQlWwU+DFQdCyIN5wU/5JQ8fkMExUtuCDAHEgIMIXME32GL70YkGnENaWsENaKQ9vAHEoJcp3g/qMd58jELyWAEp1gkURk3KoIZC7dh2uEXQZUwOCUvaaAkLtdbK2JybSJEicdBQRVlEKeB+maMM7pMpLZFrDVdwHSFArlftDI4CAhU6WdXVuAnjpFyNuMdGRSE7PQ2swIUc8UVHvY1DZhMGalQTPmd1pgV/KODIzZOaRUfKFBU4/23ZPb2nXHidbPAJHlkhS/mdPziIv/iADwSlF7KeNlYSjjjNUKgfHFTCvz3P1dlDOLQeOHAbOmSaTYFDOPBQpiHMVA6jevWBHtJDrf3FJ4CbMDqSd3Fm6kVjPXRixK1Yu0EM87SD+YEVRHRjBsUDxGDmP7QDgmkYJZBDH5DcCj1fmVRHI8kDKuClPYjAXZbl/sCEVUIMKhzjsM2BJ8BlKgnBOYADOCyePhSGWFpBK/ZDaEpi6m1iiMHEwAVb19yEglkMxrDVbZXUOIoS68iNd1zSN8VIx50LpnTgETHWXNgekGFZPsoWqHgNc6VR2YWKDAnUp0bUSKmV+KxVQf7TAP/NChZFEs+tS9OpTNRp0mStpLP43KTWZPQ5JEPMKmZ5XahS6qZ+yzyS5Kj6T6iYytn5VsxNHaa+HQmNxpEMEzQ9EWBJ1wQlFUhARCMViHZNyL5IaINYqKVRGoYOqQJqpEFwxrfxgRdggTs0UhkOG+951w0kRWJizj/0AThQQvv1g4K0gyqAwi1mR4lSwhiuiZ7agxvcT/vJEh+0aU0EWGJEpZWiw/pZATgkUmSRmCp9rEl+Q7uZAynApfxcykrIoke1RyvJwxhARTygw5qewxuUkjroqfGd6EE4aS0NYz9EbLSRgRXAgSRMxCjEAR/AQTc0SDLuoibESUQ8XPy5Qfr/3ZWA0ZNzqM924KDdsRUBrUqrKM6QWeCXSQavJplnlFV+8tN+nkcHZtDKqJkS6sec6aaidGq2kMcEAhqZJZoStgQ26RN8dhCRLA5H4kgE0lPSZCdQIWg/7YXWqlaRLYtGpZP8gM56CoebGVQ5NmpFAWFyhkl0DlhHkaDOQSoRBUgr6U4WSsgW8gu6Vtq/AC1Y7erXJVg/DJsozEFqNogPVAVCMOX3mWxNScyMfUNR0h5SKobBzAE5ICU69EE1joI67hQWeAEltKI0bthRKiFCHMUcjKE9KNyKopdHsQT8bZtB9ErnAe+qGY1ZOIQsehCtmGLyaJUkwAEl0AMuogiC/zHE9vobwKlDVMKBvNlDPJACONxATZ1oxgKbEKRDQpzi/65DN0YmxIVV+2go2RIdX1URXKSHXoUgdZJGSfhtjLSjbNjYugwW3ESrzIEdz4WKzaHWsm4RP0IOZj3empXP3PkQAUEh+MiLAC3uQmoLRAoO/TpXoYQRpt7w6wiQsVTNd7gk830PaoEKzv0WtYSkdqpko3wrcTHX5tUjJe3NrJoQkIgtFBEnvKgTOmjGS+wdT/LO7+xD4KVo7RKeW56oJxXO7LjDyE4tOvRK4HSiMKboDViBWjIITdCoOYyBKhhYQsCMIGfsB1RCVipZQ7yPCLiD8UXc+3YKvoKDJtSrOP/QH1QwT9eQ8v04Rf1JCZSYg21KMv6uxJKkW4A95zrUqBsMLT1YX8bRmFhm1Wci6cFsLPpi3MOVyGaew7/5xCka80e0Uj0gz1fVQbA6VLJAlOLS0Y6V55GILba2CmdAYq1MpwZ+VAMy7imdjH4iYRJW2X4F4ahQmU7kLWTU8Bid7jx5J5q8hG1AbhanDZiUJ7ewYEB1roDS5wmCzP4lR+Go00H3StwEaJ5xEAqj8ArRKuaCp+jGbUmBhy7BbW7cE6Lhb1cg4O1gFxvgS9+RK4O8VIX+caWdYvep7GA4jVbUg/lN7IbqVDDvjDx8w5l6H4M0GOtRQlnGhVEghSDDRFH/QjVdjovNIoUn3ABUHmK8mfEPZVpadljLzlKTaBv2Pg9XnhqIZJvlAa8/kFTbvgxV1yw678i3UQIoHKNbYqZaqIXguZtaWrCKoqY9SMIbfp8bmBfPwMyQoggGm/IUuUMd+C8cwEBxpaTjEN2PJOptjVzJaJYxqYY6tg7j3lxztdZrZYs8rrFm/paxcp3b7twXgaOMyarZqNDbyi1dhDBpeVZ/gm3PJXHSlbE9ae1BR2Fr0SMZbx0XY1H3tKDtaOilpJmlpN2ySiu6rDFsWxNIZdFz43ZJTktkhQ1BrirGuErdsQyFEcfO2uuAQNp2QcgV+LFOx5Q/IB6TBFtp7JLp/yCG+bUiAmnQry3PqqkoU2/ur/FBViLa+TKJIBtEUTo4uf1MYEo4t63DJXjyJWMQS+BryjYEotCUHj5FnroDh1tfPIyCG9SBPLx4jMP4MELYC0f4KmGyQqNDAQ8mOiSwPMjnUKjDJszS/cVGIWKmJlRcwykcqq2DLWJmT9jikCoHwvXBh9qouS135nZtb/4mAAmdcC7HZSjnkNEt5gZF2ZCR63j06ugZ2ziZgJ0jPqFgE6vLSbSkzl0xRydhbl4qVrDc21CMmc0WmSOx1XGtbxsUo4MMndmRXbFWoVjuQJt0kjXq0UDg3WggSdvt6J6we/zc0NCYM1HuMNEbHuVOhf/ctIQGT34P0uH9Aya8wV1WtV+cpELAzIgf50vcgCfYZuNlGiRPj9E0LzQexkNgVSu+RCGW5bjYw8FWyTq4wyjQQ/feqG0ZhPl5widkUFAgDx/wASioQjtQ+b5hxDfUK+MwEjnZL5Nc2FoEmTvEw10SeGiWw/92mv5FH7p9rDUnDxz44gfYaGKwniqz3v3NNQdj80LslC3CAdY2K+N+sbmxGgnrVQ8CrqTHhDqinM+9pAKGhQxr6njTsGIVajf5E3mDo8otZ6ERzkEP5KGy6mi9JxLP0JlBjrnkSjZV2cb/xD93asxlEW+bqjyDrXFZFq1wkxbd3I+VJK2c1MydENz/mLcPf93OYyrZjSRDljfFK6jPMKpclRGfGMRMD0jsJsiC9JF3vXp4GV8lpOkdB1g/HARocGaw9RdCWIWTn0PDhZ8oLDhNFOIYHOOctIMqGcCVOkSOxh+3HUgjhVgxerP5WQFcYuyc2GI5dJrekRQjrTg49IG1UXU4rG8/7CyCQFiiaMT7NFz6fUM/GEgySqUQeJg6YAEO5ExqPg9FtNI/VLs5bH6AFSk53IDRkkEKwEQ0A8EsfWy1THaQb0lhNPb/ejPk3ififnnVBIl6k5ZxKw4CRlJEelMV40daPEf0AWRJA33/jI3qOOHLVo9dCFexfHQSEvTTIWd4lso4A1S8/wCEO3vq2glUNxAhOnv2FCpk+HBhQ3v9JtprV5EixXboLl7MaJEjwYYbF1JkSNLhxo4cK56sKNEhu</text:p>
      <text:p text:style-name="Standard">pgQZ9pzNxPmQ5g3IWL0eVGhyZw1aUY0OtJhz6RFmQJdSNBdP4MFCwaN+rTdN3ffOrHp+u1fWLFhr/jwh85HWXtj2bZ1+xZuXLlwRXgyZyWOuG/1FH6z901dv29919EzBy7eX3Tu2h3sA85cOXno+vm7MccKEH9RBaKLB3mMJJEC9Xkx90ETy3XgKGXGhI7vX3Fe+MwBom/hkHPm4IiDuNfyuTleCC1cuNcvutJ8PtSxF9ycF731jNv8+8+ozoeEvFAiJULd3v+l8uCY4wNHHkJ7b3aPkafuH+ywmIB4ypwOtt/P5+DQO3fDB4YkIWOOcsojw7eG5DGMnvQWQ+ebdtaBoxI43LAIoZsMGogqqKRqTKWWRDSpJY5SGio7hVRiSSPYQOIJJIY23JA6vqhr0SOf/KLOr4342sivHe2x8a8ibYQNSSIPWjIiDZNMssgdXaTuoJuInPFBgZxUqqIcNSLIQ8bCLEiqD6EiibMsEWJSwzWHdBFHh+J0KcSgQLooyCHf5DHKIqt0c8Mq1WTTIagWk4rDKs20KcsspcoSRDE7jNRMMiuSssYpn8Rzz0a1fJA6K/s8klQXMTVysT7zXFXVPg/6kSb/p6ySsSJ16hGsq064eiutXtEpa65ghR1WWHvSAWI3c8gZwp9b1VvHixv8aScTIMxRNrE85RnDHFEAtMmy2qTNbjVK4hiFM4aWI+cThNb5gA9zPBkCIkKAmEPZdawUpzxzEPzLL3uGgIyedf5xRx4h4rkiJvIqMQAG2BY07zaGIPwGCyCkJRVVd5bzJLGTbhJHCFEoMafgqOrRit+TURFHrHb8GRjlPiYSaeJzzkGNw+DOsQ8ITF5FZ+IGK1rZnTrgoIQe5w766CPtcGJ0qiUbS5RDDR+VlLNK2yS0M4Qo8uvVLk1ESaevqWZUahgPOgpFopJSkSUfzc5Ou6LsJHFv/7NX5PTIQKmeO8WjjMPpKrpD1MgnxmPCMl02t4aU0MMtLhyiOL3EEOouuyTooYtOkvOov+8+HcXCG2pT77xpranuxh+iCPbqlkqd9KkNZypzGReL9NB0Wezs1q2++cYrNngta5+F0iIW+uijt2cTIESp5FrevPACFHrw/c+fhQY0hx/eblhnCDh2E8ULLK4YDJMbdNYMVns0AYePMcS5SiruDlvnIZowgDkwMwc4DKEPN4AMP8Bxg8PVQxOG4cc5vBCPddxAgueg119GsTRyKCwcCrwWEFKwkZmBAx+H8cI6EgiHOYDPdkbZSGkqYcDtAQEV5YDMyayAnibZI0CrMf9HJc4RBxEk0HsTZFbAWEaba40BC8S737VAlp0FVcJoPPGLGwxjoRetrWuSApOl6oQhFYUOjXTDm3Y+sjmKwApGtANUqvJ0I7/5hEg9KpKPpoSqTOWxU3wRnELahClTtcovTgpcqtS2Ie2YDkdhLJMYySRJxhDyap8SnODy1DnRsWhEdyLdG6HEJ1YJco5q+9Mq3SSjR4HJJogKU4ZSpagZTRJEY9QlGS81qkP26JBKSuWbBHJKKBnzj0gSCJFMqadTseomK9HJJ0WWKo5YCTZeIYZX3uKPXjEMWNIT5zjd4oN/OMYw5OPHOinBD+yBg1kT+Yc+yJC9k11rgl7Qh63//GIZAo4LId8IhwEskRdEKWQ5l9CEmPrwgUqMwQu7WWf2zvGG17jEHhO6FiWwdy0+wDN8eyFP+bK3Tj54YTI2kZn8SKpOc1ACpMcL5oOWM9F12pSBQEjH07SIncIM8aVB/Sizimkc6JjjBgwbkjoWxNGCneQgTaWHGzISzaIBUHEvsRzmmARLr17tq7Ys0xjb5CQsPaWXosJRidK2tsrRhCfWzJvupNaTNiIpR63jHZ1m4kZR2o1sgzOrRLikO8IlTnaai9FDVIm1VYLVOrAM29TkdqefnI1FoGzjRK6C0RKhDZSLi0iOiMIUiQzWcrV7G4r+Bko7FbauhJVtSWJr/zi6VlNDwONMVTCixSDlig1gKWdZyoKWK5ATucg9rnEIEY8x2IWj5jgHPSqmFRdldAy7iRcpUGocsNTDZ+MiUUP5QIYomkof1iJHH1S0DgOYaxQT2g0RpQMjRRICg5U4GR8uAQTfGMUf8ojoyVoTh3hshiSAaYcqyIA/j17iDftcmW0too5NeGEO+tUw+QwYD32AJSv1Q5I+hvABK5Dvo7e5VWz68o11XIKB4YjRN0pjBUroM2ATccN7L+Ec2/20YFUx6ySJvFuR5DWUtHWJnUqr2cvycSMCWbJbA+rMxFqWVW882i/9eMw9+WltaD1IHb1cqkISc1BzRCPj1kopSv8a2c1lkhFkWTlYIrXZRLRd0UI2R1tDlqqZXY2sdcwqWFq6TchbkyVVGukos1Jql7u9pGiZ6cdenkqQjKRlqLjMp0qTGZCiAjWX/4wUksyudG1iia0EkzxdveU56DgLcZNba3FOxCHuAN1sRcLihTBMkP9IzuHyHJIi9YMyBYllT/zyKHs8xl+SQMc52xGWt9GWb1KuyaoOgiTVxWYhPIpPkarDEE8/qK6IYmuaAqoyhtAux8czztUs12xGRRksYDF3rmODzSBRZ7SeI1xPtPM1sB7carnNbZgmNyMq02psVfYkUepcS6bEFUaVxdzURGvvUxPWtKErtkvuuhJODRb/cpTFXF3nnBK/nY2tFi905DLUcKzNFm99DS1mGWc60X7JKSj5pKyufOoW5Xyrq5M5TIaibdVxTnZMpvBtDeuUuXJJb2KKbKQSxVuVaLEx9ejENruyvF4xxJy2VvuwjsNEYU/4OGtR3l7Q2ruIyHsvrC7322JDEWya+yBR1oRdQlOkQwFMKok0NuFiw0QeBSwo+s4xQ5ot5eMIe9+PvKbjkXO8ONZDHQGKEUV2vZDOfJInUO7LP2JD7+pgPkqgt/qbNuIiQcEZzmRd6xl5b8YY5bkobP4rZu0Yxx+qjVWt3RwgI85HQLKq1Jka5Nqe2arAIUSYmnTT20q+czdXMpff/98tIfsh6NvTUU/KxyzJP7t+I3X53FSi8u23L1iLrzZNjNHawjOZoZrfMozCb4y87/2YyUQ4xpBQjlHkD5Aa8Ek4ZpE+zcqqD5iwzXL4hrPQTZCCxNWEqy3KInxk7TnWjgSDBfJiaNgEbufYJsdmYv+qyipYIu5q5SKE6FxcMIZMRCBkpd9ID216wukUA+AOD0JS68tQadd8LeAERcyUTSEC78jiqsISAiFQzyR88LpW64EML0NI4iPi5uq27+AWzrGUzZLsr9D+hJBYQvHsaLOKgk3UDK5+iHDoarYk4q5gRSh2h66OTuSUz2w2yVNSpXXukMI6y3M26+OGyeDKCv9rNGkPDREmALHkig7mPKKzis3o7OrK2E/legJs0O0OgzDkQmRz1CgnQg7kZIvoUtEQ/29NcqnrUk+r+oEvuCJ5PJAteiV8FsIfShAY4SKariJPHpH00ExrphBVqoLoTi9sxuyH5Gg1HkoSsM9EvE3+fLD0MPAqiPEl+MQoIG8Iw2RqhAJGkuMqAm/VSGuPRPEcq5AlfsRJLoJJjrEvOAtEYEIPaaVKGM1rPgTOQIm2pE4onEKOUK0Sc2RFYGW1nKKsQGUZ/wrL+iTiSOn5JtDK/ujQjINJRi3+wAwaM62xcit2hG9xApDh3gwgaYfmWAka7a37ymgjouYnFvD9MM3/9sBI0+jPJQdNHdAta2JJSxbNqwZt/ygH/ALS5ECpmYAJ0B7w/vwPlYQk/kqp03KymRDQl9jRcYwjEiFL6zrveMpuuL7peYIRLcfC2YBSBklCHfXsIbjPKKLJGovPKnjQ2C6pD8iBElBhFI6CMVzJJaSwbELSIU4wGRviSDjrIU4QJEJNzujN9Y5x16bCdzoCdCSTH2MF3b7OJU5QIojEd6bCtVxx6twqkzJp0Y6SazbS/GgJrSIOGjtHjiTiNZmkJuwL5wyL5bKqIhdrFZ8uRKapJstoSTzl0Hhzq2orE39OqzYTcqim/6xG0EbONEfi5dTPOTfH5BCrILGzd0Rr/xMXMbY2CTZrotuWkygmTuiYjg+vbrYO8hWL4tFuTxZnySf6wkaSZ5vMrrjQIi0DlNr2iDE78osUT1SirOue8DkP76BQRYZSZYrgQNqI5EFER1A4RVY2dLXsCE3oLdd6CR+ZZOPgMZqUqUT4x0TV40JBhfhykh5ZkG00hTpiAlbqpBFXkmv+0bIIMuDUCDifzLI0pzJFzvSWTiNN8Y6Y79gwEplIDSSp8MwuctQ2REj+BOU+pG6cDEfOJPfCT9Lk7BFlbhm5dPhGJ69AKbA+8lQaTRDfNM2YsAxtKXhkqf5ozpIqJTthjsw4Bfq6TJMsLpEKsMwC6SaLBJtq5FBP5f+uLFAirC4vOWQgyoQNyK4TeGUfiOtX0k5Ag/HjeKJzIA4hmyRqyA8r2tE6romwpORE95IaYwITHdR3sMJQtO4xGVRRZkdSGPR1zEYrqSPKVm20fqdIlfEjgEkg5Ih1RE5FC/JNaIJP1vDR8vM0ca6rlA0qsoZYhbJOtSQ53TQi7GgqhTQnBE1tZEvbpJDg5lMpTI722CoMQe7oTA2zmhE566xa9WomtnFIC47K3lTIaknIDgdSp047nWw7t1T5QEfJkizg1spZ5XOrePLhTmvg1tUoNqtUQUsV33NuWhE+m0Tm7NTIZrFvXoUDO+ErYM2biussOxUY/w5RHtKOhub/U8At4UwC8jojWTOwwkCUtm4C2s5FVBoSrewoBYE0sPjKLZ0wXNlQRNMzti4UHuUvbVSi2zLpcSoCm3IkT/AvFm/iMMlNMZ+MQasG/MZEKT8L1VBR6DgTECkR43KH0CzOAJeytTSy+WZKAk2Jy6rTTTzS0gJraOQvDhnOspyzqnBpTFISl+ZMcELyymLyD1mCboQJmYhpI2duc791I12pauaUzlCTTeLsKrTTV/Uk4qLvAdHQJsvmSSEQSmEX/iiyX9nP7kbCkRLsG/rB1ZTHLeyBeRziF2EWGE2is+aEQTfRJEDk99RDS7EWemHE+agWQqbtBCfp8BirJEpWJEbH/3CtoyBhqe4IEa9wz3ljVEEvlwtBVcosslZEhAlPxEONAhzvcWcBRVJpsnaYU2CpU6US7nf4D2wM7fx+dgo9JOoMp4DVUDvAFgxNc646YsvSFGNbZ8/QSLRA7vzSkApL9ILjsj2RDFf9D1wly9FyYg9VRzwvsV5fmBLv5HuBT46IjjtpWKtyM81SzmIyznUMUfi+8HlzMOnidYj1CjpT+AWngt1IyUp+yyt2xS1aNkB60Xhj1tnMj4zQ74AhhX+ekW0wEbf6SlLrISwgNOAWVN2IszArVzWNz96csn8tVh1PFJVSIgqhCg4PFI/ATFrlTCJasB0p+AsNTvd2dEd7dP+x5KiGkUKG9rSFQZQuISIOjcmvFvKQ7CbiDFArcTJ83cYmjyT6NLeoRDJsK6Ve70gjLMl0y6+SxBSFi8rjzEZzBNKF4+5KoHRQ3XQQU87hzLVQEk1LxhAsAWVmiZVSEnH4QkSPGnBUCHXmuFhVvAzUrA8iT6lPElbPPtauJosew65Sk+ctiCstFKJ4r3jtksNd97BNGpmZh9h92wg3mRFqM+2DteNr1w2qgOf3LgIJh5XP5HRucRkqb5Rqr002RdZnX/mLlFUUPzOHS1khRHP7BsVdVU6Cr9WWglLr0sV7GZFM8fEJw8+1jHBzLS5FwBiJa4e1XrSMbqcQqbVvftD/YrWPYiUx5EDRIIeYYqOzEUe2cCS2d2gzcRVWlftVIUvPIOnWTiBpWE/NKASlg/3vbdIzgllOsZwV6XJa44Sa1wxYKP9P0YSHT8YsQnAxV/zTB4wLnUnQ3DZSSnLEZlsJmaMwRLPWZ+l6m19Z//oqZ302NCEyPYHuKD/n66Q3DDmyCqu2M0MCMwM6bVLF7/AKQ660SSxlhQMZ5nrOcuszbZMSlZHMWYPCka1TISHZRB4U3La2cPsImC65dfe2Ki+Sk8FM1QZtlIWEVdHvn88EcWNYnj8b9/4xcfTvlJc5lTuHXoO1mRK1Y/Q3FKOTYqN7dcYwrGepgbVWkoo6kvmU/1A9Df7itMpuIre/jAIR1bwNlT3ZdoW/sicS7C+iGHl45Sya5wqAqK3TeVQjsU3Gs5fQU2SQLValLH05y+bKEY3R5m0i5W3Z16oxRGSkdHVutSo9Dh3qmHRum/vcl5DFRrG18ADbStS+TMzQcAUlGEUMeU4DmMUlLSp72pquxrHHr2DL9aR9mFflKjh5kxWZEubAkOUs+G5SscQVkETn+OlOa4QZa+l8WWA9mhAlVgZzwqlNEoZhWJkjqcFrMVbMFi5rGrrBWgsvJ6az47TnlZpg+jpNi2MR51+VuFuzZqzLL5ZAz3e7ghgu1S3IGYjCKb9rzUUecrd8Ahor57MZU/9a+WzxBgIo2QyRWZRb9e9LolpP5lpFfFtbDduxZzWn3SRYTy6SYHAKH4RJFBQm++T0QEeIc0KPtlOVQBuRk1kmSWcguXyaNvuov44l1HUNO/ldE/Zu4SS8NfIjrwQ23aS2fd1AEfSzB/DME3dEBZCvibtp7RPLIRbq4BZFK01yCXf+QNqnoxK1tvWr0NYRb89OzwRhKUMi4wS8q68p7zRV5E+3fSmZslKZ+NZFgHuxhhM7k6K9B2LFxk6cyzIEZe3PbU2dfUJkN+TUTOfBX2eLJwcf7+Rc86ZF7AgVE8J5GRnVknZ09Bhs9w1wWve1F3vMcTNVNZOzezbRYZUQCYX/2JUumtEUXjE6OzT6ut84KMmKkcR96bDimkh65ShZ3sMGIlQapqWGpfd7kHkc6fww5Csr0YF5S6gehEca1YL1l13XlnQrY9PNcBTShW/YqVG3zb43yWQQIUPrqeMS3Jt8Rmsrddhvg2OuN1f6kfs3Dj04/4JHmFfzoIoHeVyNZZ9DeF824clJWtHv1E390KqKpHlLTeomPTO0t9ys8snwTBiTH7GVt7quViVz050N0mGr1Fv0SHLkR6K8sXTwXeH3yIwaRVrfjVpSzlHSH3dVtH+UbV/LjUsysYp7rhywVLq7evlCtu1d3x1QbWglUU3eUM8skSrlkBXrkq9fJYcb/3I5HrX9aiiczybzxLmtHjn9HugD9fmDxxiX+FsvXLvxLIYBEd5dGyM72EWdmyprl3X1n/YAAl07e/0IGmwn0KC9hAgXLhzoMCE6ewvr2VP3zd63Tp3YdPr2L6TIkPb8lUTno+TIlSxbunwJMybMjAUHFpy40J09d+h03rSHcOBEnThxqnvorqZAnjyBJlV49KjDqTUNKqX4s+dDdUEd/qyXkOLEiQ0JMhXLc2BGhGDbomurESjQngmlGt1pNOhRgXzZXjQ48WjTqVqj/uXK1V07rkPp6tQp9eFBwmIjWsZ5FvHFdkwXb+4cdbFnwY4d/z07VC/nfjovW3YIGW/s1v9T8VLc6/p10cpUD74lKJGi8N1jKxcsqJsyztunS8eOXLw45crFFY/1S3p24Z2yRSdVPNircqEOu5pnaFWuUpu+2a9Pn1Fs2Z8Nr7eXO1Fp5tP8s2+3yxtx1E0VVEJVkZUcOrslyJtC0cnmXHOQcebYakyxNppoXoH1DRsbeejSFT6IeMVEV8iEYooqrpiTaXAdZ9BRYMUGFlu/rUUXc03pBdtbDCWGoX+PaZWRTjSZdZdm1smGoWKCsUaWQFwx12KD0pU20FF+4aiWcFKxxl95f9XIl1sWrRfWgkdVVaBN3/3nXZCciQbkUzBKlp+YUWLFG4zuzcVeUE9p1VtGFhn/GpehfRkIKDqK1hiXX3BlhOijcZmpFWrcyeijpZXGxdSNl/p4aKLt9TWZjRbBNak9Zo6aE5TlLdoVmuQph6lOrI4Zl2G+HiahaYbtl52EWH23E5hKNrldqOD9pd6pbaKKZqmtUmpqqYIFa5GMroqK6aqiPkqXtaie9+dPV+FUH5/MZaROPf3U0xExHrlkkkkj+uDDiv7+CzCXgPUY23wDD1aUYmb5SZpTyAXmGq3pqasjWVMiF2N6Y13HrmEVlZkQueKSmeVcRDlkmJRuSlYQtlpiptVyEG+LGJ2CAvsru4zmJh1lmVGIbGI9QRm0hZv2J1tzt6nm8YMy64gztNE1/xVzchEPOGuBJC/IdW0M9byc1wQj7ayAV3etIVKjJU3sX9i+Slm7Cg4sWa3R2joxoOlNazdufEnmLsfpLgTysMImLaRtTg8XYER8D3zT4mL3HLfPzTrXrLKfEW00Y2V9w6FHortU0kkLnQhw6qq/RHSFnvtmZHOQkpsTbH/1hZuiFnr3n7EzMupZ7ZotdZp3nr2p3mCRAZgbsAilJWpXdjVF9GsFHXVkQa+iKfbJML4XJM67f2dzzU91tWdwD5P300PU5v39U7b5xuq4kb7f1ad+tezqt6Va+ipF7Ud4o/qfqVzGK2wpsIDAoxWq3kaqSx2wV2gBk31sdS6zFQeCPP+x1ph+8ytnQUg7Q3oO4o72JIdN6EIsPJ5pOhMeuwWqgYMzlwE91b+2dRAvI+ufyH4TLh918DcYlOHOGFUUuT3vgxpxx4c+0okQ+cAkJOrX6q6IxSmxB2YipE9YpFYez9kJKNsyC8/kk6r3WQxYC3OQRfJUluKsz2OsOY6dnLS7muFHfrgRnptqIpUtgSo4QxrQz/DoOSUF62TAU47YXpMdzoHmMz05Hp0WSbaqna9YkttNCLdzmZNRrXkatB79JtNJ4RCmQAx6DXM+acJWgk04dpwj0Izln119inF045jjvma3qoAvb0Y8D3Psk6f08YlvY3ELCQ+3H+20snGOm8z/nYKzuFk+qDJxFOG2olmYW+IRNBTyDUW+QSl0jq4lpfMHStDhDyzKU3XPS80Y+/at2BxJgHeZGZ/ApD0gikqHwEKee0S5mZysrWaJoSSgIqO8M6LMR+eUC7YeFlEk1UYynNKaQNnjmpP9M40WglOdbEY+PKIqfWUhj8GK86dgtmdQ0GOPB1sFqTbRD4gGgVQAJ/jTUpWQYALtIQQtMiQb+m+C75HhXEZW1AnCizuBKWeUZjhDxm2TVEJcapEkmDjDlU2EbftVaMQINEsKpnNHmxDj8PY9+DXKgEEM4lh5WK6igourNuyqwGQaVxjlqR/RiWMOiVSRebGBGB0BCTvz/yUcK85zsirKiJRQdkLojbQxWTvf+ZBENYRdhpkyRUqm8jPGly1TbPRpWB3JOJA4kQ9Iwglejiq4yZUtpY5CG5jHLHNW46lMMzQDls5AOp0rWcZZxwPTm56rrDkNC5OGWxoB+5jNV6IQWsDF7NMaV0rBgQx9V4uYYME7uROKNUddm+VIMVQeJ0XtV3U1Vc+yIp/C4k9iwrzbfczjIIqMkmLJFE9g3TZIcA5VSFXjpdVkhtW/KcSVXaPmcpDDYG+2tZLfZBb5xJuseqijH6L7COkgSyLKqhhFyFKZXLkz1SEO5Hcnw02okqea2d6yWNPtLcO8dKyhPad8yaKeU8YSWv/KPQgsL5tdXCoTWtM2rki/yd+obpWw7xbRLAvdDENlW8fv9DdP7iuzg8gzWGKiB5BCOdNOg3o/nSoFU11SFV/1atR8ghJYnwrqb85yLf9FEFJNldhR96qto8WKJzgZ5hat1Dio7tCZPtzwWUw41hf2blhyGu5Omjshoc0GWmVxH1bVHKie3pmu9uMxjPFa3x/2tab7BexcRlrNFs3oL9ejlEc6FMXHls4H8FyxsVl3LLQ0Ky5ehMjtYrtb2P7odtxJrt6GeV4X7mhK8VHfrWuzvtgsRVA1QaRsEXTbPoaZzZdV2YfxpDTpnFSM68a0aS6IH/Q+sqAZmmTRgkvCgmL/rnYQ0xTWppbZ2y5nehbGmkT95CNoN8/a51Uues2Ky4M7Ms21lE/Q1FvpcMFKOg/rTRLf5ydiWnNvwBRQeCgG76vCB8FfzfBpnzlKszX82o0y83fLe7UdZ3boT3JWmDfj7XLKqx5PtJcURWSPEkn22FQPCWo0ZDckdxV7BikblUpzkDvW</text:p>
      <text:p text:style-name="Standard">W9sZn2R7/EZJ+Rb9kj7WaLolWrK1MFvPqlxesgmjqw9auVTTwe5wYgqo5x5GttK1UKcf7dJGo3FPBtbb4MjN5ZmGOY+ruQ/DDM/l4VJezJw3/KWrZhgPLpCDPCygRuyX05bPkK5ezWdbUVZOljUKza50zQKHKFSuPgZp/2IdYYR0OPnchmaFlZSvCHVmHJbHVq4QZ3VdRYVxTsUu1q0HoOAsz/wzf9t9NFLcjNLZkY64ZF8imkg8q45+GNmlWLqj5cEgriH4AlJxoqUOaRsY5LNweUqMBynJw0hVlRd/KRU+jCEWDPcjouFiFmQzfMF4TeMVnFduYHZpUXNcEyYg2cVcZ+VlaQdqx7NIvRNR/oR2W6VdGgZJmPVgDZdEeeNmckNKvdE+C+JI82Vp2uQachZ5FtNlpKFUCwQXXkN7PidXMqVTxeRAAwIxildmf3N9gsR1u+Zqvfd5IgVpNAhTNMSEWGht7YUsCgZN/QE0QgYm5uRiD+Fr4edYLP8xRfawD1E3IuiHft3yVLMnbxQ0RCfoXWxkRzk2ea6mYQZlICLFYV7mGE3iXMFjR3dRJa7xFVVGRBASETUmZQT0O6mXe7yxF5JDWvsnPl92UuDxWqykfegGOX1ShGsGW6soTOBBeXoUV7WiY6zoiqC4eUfnao0xfRJkfTRWfUA1d+hiaIKGUyFYY7bFc+2ycVMmaJPmV/2zXji3aSPEH533YZ0Dal42hqMEOIpna7YGI9QnMq5XLLGDe4iGjuYCEfwlLXIFR4RBYxSFYPHSDx1iL+InbPpSbHJIdVFCiYB2P7iGdX2RW1YhbtVmcY6WN2t0Y5OHTNEyWtfhMQPIZrP/VWSeBBuXZx0CuG1ZNWEps0y0ZTyJUVJkVTWN1F7UETYdRnxqp1ba2HvRyF5RBpJzMx0E9EwBEmUmKFFw1ECEpoTlhSD4VWHSUVYnJEvKF3gYEz778VPjiC2mJJX2YYSNVGgxJWFdgzDss3hiElBwwXVTBUsieDnTtIzYJh7LGJRKyEI3t2zRdBqaUzPeGCvfhk4aoYZruBLtRBEiwo9UN1X8k3WYRWUH6R9ft3sMIXbmFpNko4iBB1xp5St55FBuonVfx03sYio2QkCT2E+e4U9F80BsxFln43i0IngA1ySEN5cIQWDfxpR6gkZNhWq5BTw6pmOvc2Bg5hRMc4ui/8h5vqcphvE2vEiMwFI/Pzh3V3lKxQmWwpluoLlMweFwYXMlBoR7g/Sc03VX0VeNhyiBYgZbw+eBajc5hiWMywd/99Fnq7ZXmbZDYblUftYq/oeVg3NgsvcuEDIQZxEfabhOLAFZ9kBsqPOXKxYftlU2LzKbqmY3OEImBXFjCtcgB3ZgqAV2iDgrq7UgrfVsG3lHbLc2CaM2g4ghC0gUAniKxWVNizmSl3RXMbQzy6hcmeKBHEhcGSJqxihwVHJCGZiCjZmCELOCVrOe4WhOQVmjScqTagJyh/k0cvRfJhpGXQaE7tlD1jmEWSktKDel0KZTG+WkW1gfSgRUiCWFvP9XdqC0TUm5cvapSkCakuITiBFSXC2JdOsoKGk2EeiUFL+2ESdWOiJyfgeqYhp1osjVI3R4YwWlgpkSP36ISJbGNoXoeGjnkpPJUJ+2F7o1P2jXUiDjZkkmWq0RM7HHaa0xLbEEIDpnaqpHXINniwSoUuRVprKpp4zzjaqogIsRWLj5om9qorV6MbVYPqxJjd+kdbFTnH2mZ8xKjHwVZ+w4Z1K1XXeVGgBCXtZGo4kCQv1DafxUQm95ON45q3KyMKFWZNoYHh2KivcHjgZxaKzXKvD5rd+wapV2aKl2VYwCVwuZHsRJVeT4LRrRDk8EIvnoEFNnqPMEFk4xNgtEMVX/IXfhWCYHo0lKimpJCFo5sjsP6X+ZaVopmkixVTQiVBklexC09VqyEn9uJCxGSJK2uKPYKntYpnE9o6kXmalpF2Z2aoyMiDTohXBjqZNo0ZNKWJVaA5FRWl6P9kgZGHCJw4UAdpWD4ok7JGvp+GS7ETkiq5kphzen5lTphXd/l5bYFK2550w393qN2a4OdzapdiAYyEs2+XPEAoKBSHTrGkhnZoDmlBQiZo8BuhJVVEUNq2KyojJcCjNItR0Fd1uh1att9IdzMmrlCKk7Mm3FIWoLRZm9taeISaaMEpWEwqaN+CU0mVBpJmC9YzUD8jjkprehyJovazAUkbun2IJH/4hqxQo+nTezc2KVK/uxvWo+coKbjmqzAguEDMRkH3RDrfeCNDRXrXYYl9OoDbWFGrdzzTQqeSdApiKTZTOFEiIndbJuBPG5LUm8NcilNuGvs5eMIZMtWBq+mLND5/gqgZY96fFePGeh2hdj8sh1Z9FrePlrwSagwzYR+6C4lOUTCKMre8WVFvugPYV3mtRe81tEHSOJGmpmdWtyZPRsxcojitQwqKUaw6oaZhRtVXHAeHWEESRrAmdCF4gxcqocsxFdOJqN46RpGrYtRBoh3+U0BNWqquu9XJOe83skpea030VeSgZeYDhAr5FqnaghqAUlIre1xeiuD7LD7dhfYP8qMVXMrYyYTN6mINAqafmLczY4QD+3pL1Bt+Jhxw8Gl7FavmTjUK57PoIjFd+wGPQCbGwgqFQUhxE8TxIqmCaYV+Oqh5w1eUsJW7ipvUMsK+vBSD47ZHXCqSxjqpQYqjr1VaXZqEOBtEtxF0b2qjhJoRZXa4PYg8caiod3ZiCbtkrkQL7bh5l3UPWmvHDlwlqEwoxJZBn2na8Lrc+7QD64ttLKJdT6VAJ1lFWIZBZETWucs7kyaHkFuVgMtCaUy+OErk0JNNFlt2T8rl4aYdMyvc5ar/rres83vTrYbP6lzxoDVnhRTxV8MvAiL+rwa4s1flVkfo48T4ErvffrbCn/V7EOepLGRW3KVUz0u0auRT5iYmqO2GixYbkKU4jr9VAtHFsse0c8KK+lF3rt2IsJtsmMxK8NopYjFF2T1FA5+oWVOq7DOTbQsXNUSKFVUtFFicb3ab/X5GBtulJmqxtTS4369ThFJD+7hc7Cu3meJzY4+23v+K+xKDHZtVUiBXN1AWump7UgB58Jt4Jkncevuce1oayHVBhh2Mefths84s/whYYKfI/4Qn77wtDypHeSvJ9Quh+pgdV+4lmIaJ7la6ltItQ5mh2U2WKWeUxxIXP4xHAtknMZxbg0nTWYxaJy+sRgmprsSsxZDXHwdqtk1kuuSb9iTZHXptU6poUp/328G5m8WY3Dbjmh+mStn1Jz0HucbqGDwph7c2zSgfzWpql44GxAUai/5PrTcQmctyueP3uy/dpw+CW2b4pqxvmUrZc4+4tn1JyKiQem2RdX8hkZx20RunYRS1diisxOIrIPCrKPhb06NPENO0QRDzsylsVzQMmZt1Uxm+00eQxg8zFADsknPjmVa7OKipjNalEj6IROTCcvGgE6bAbDledhrTPI8szeOtQ7OqxV8DuJxQPELNSBQmxvFdg0pQx2GstFArfEM+nNZlzbdXgVkKakakzWSCuNB4l9SZ0q/Ld/hYebyktk3AhvuaZ4Z2zNHtmkjbOVXVnA9cUpjDrE9v9cx2ZJgwNcYO41FWHVHbBUdvyRJrprgIuSp81EKeFnYi3hA2+IuAB+RRPxsAsREvEhFnfpytJkLNFmMwbZh5pszhDCgdTyySc7eMDZgQapdUtU1YRj04Z0sFRGcKiafHUzxGDES/8qZ5HNrii11UiUb4k3wpaxtPxlHYlqvMNrbuz4R3gkba/IdpmkYBFb3BJEh2MecnjW3pORpt7ZNlXFjalUg7p7sQhUz5TWncG9gcYz5eicyUI2NPl1K1291156xmoWaFBlV4BMZX1FZ0K+z47mwRSELRCTpkvEKadXuPjIhoS6sIC+OhxSD/oQD3BwDnNgDubAB+eACvHgD6D/OTjVXE8OrjSoXu7feGZDNW51zpW0J9vOxdKVJLk+jEf64AWiUAmUUAnmkPKVcA5kIA8mIei4sxW9nnZDyXLTG42YhG8e/+JJ7DqgXHxCtjlkJewZq4tglEpVyEYb/Lrei5ZablN2fpNRCt7RnbLUlb1Kudyo2Vqex93puxj3xhswSDcqxya1xiBJDkYGs7/Se2fTN43kTMmT0+VdGtvdnCTf+TM2F+kGV2pa5I1fYpf14EThdy8tUUWDCvCqwxr68AaewA8sT/kJ7/I34A/jvGcxS4smTotjR9TmXE7xY5Sco6ne0YE0XxEOQTJMehsmbw78kPL8QPsqTwnnAAT6/zAYg1GGJ5l48ajxprTFjUS7cJKbri6STsiVsN2Vpt7pYFqylH67yV/V6vvrv012kp3DR4NDo+d6cg/Gm+l4/xW0CxYsAiYrUauxBPJmFHTtQiTc5Yo4FFjMrp2uRO9t+BUgvuzku5k3APHNXj10BOsNtCfwoMKCCe25Q+fOnrqHExFSNOjQYEF07ez1s+cR5MiQHe3Z62gSZLuULEV+LLnQokCQFCkKhHhSoE2H6L71q/etE5tO3/4dRXrUx5WlPtDZ85FU6lSqVa1exYpVHBlzlShV8gTHC5kPVsydu+GvZUuHNGGizBkR5VyJFOHOxftUZUmXez0+bcdTYkd3/f8Knyx50iXeuSABUxwcGGW7nBYhRzSc+aM+L3zmjPHiBYgXeua6ovWXUKBkmG4PQiRYGeZLkv5uwAGiL7bliXJ5qpP7VPFe4ej8xSPjRRVivXghPzQcUbI6ypghUrcZuDpE7r5587x7t/vc4oidW+T+UC75kxSfyi6/eCXbl31fElyc96RwxsJJNtevvP26u069uiaqzyT71qovJOqE064wCQ3TjjoJKaNQsODYY2m//TzCaz75YFqJxLcA5E9AFdX7cL+DbkKvoY0ywsihA5+77EAC5ZKIPR+bU3HBviYDUj8Dv+ONO8OOxPHIA/MC0a7FntIMMJMQFOgbooghqir/pvaxhymmsiKzTDPLTG0dOMyh5BwvxPnmG3TQAWkdMtI6iEeLipPoQsJGmpDEwzJzp8LtkmQSQbtErOwp7BQ10FDIWAO0JIg8Wo2v/vokxIuzNDCJOnHgoIQfetY5KTrJKnPPsZhsjCjWuuqJ5xxzvNCHytn2EvGjCXNUlLJ1wDEHjm44ygg/E4dTbK4OQ3I2Pr+mla/Qjh6slrIICdUsQfss1M7XlbCrEMkmgdXwLhgZkinLtnibUaOBGnKXJI+E1EtHWRNNj6f3ovsxYPZ0JQkkmWJDliPYYO23oh37tE5bC7ktdOKKMXRwO1dBIvIvH6Mlzz4T7fWLRGTfdZfd/4R1RM9Ged3Fj60SZz5R5IL5SileikDaySKC2pv3wJoIEoooNoyiqikwn9rnTKeffloerswBJx7zEIszqH9wujkjV98Tzq4BLQLaQw5lHvktX3m7FmNdOxYQJirTczTKuYCrC8PDOuTsLBHc+ebRdUqbIy2zF1tNrhc9JBhajtGp9VZCKtLwxiP5S9vDYc0hQxzmPPwNUuykgyy6iqE7vWHV93V0bH8H/vFh7wbucU+zexWRQfpMcuvZIlecLLHPYQew330nxRZt3HF26bDHJIb+QnIl5LdItflzNXiSRxSZvPK+J/5uD1mSCKeGDkx2ZXnPddK7h4dPEf7bmU+JyP+PWycwyeNXldW70Ptbm7Pktjf/OEgnBjHaUKrSFDEtBWoPhGBV9HEDs5BjHTzbzzcOgpKj1A88zbnQoPamDgqpRISEkliM8ocjyfjFLsJJ3ZJKd7Hs5MQl1IELoO5Vv3xhxh6d+pQP1uYDzpjFC5NryOukoxeWZMR8N5LMELqCq+B5y3F8mZDqStgHcphjDJJ4Crt25TGTWMl+9TsR3Ghjoh2Gq4T1kV703jgbTaEQW9iSXvVY1qQdnSQ9YgTkvBa3LpQJEiFuodl88JKehqFLhWFjze8CNL/tvUw9M5KLu54ju0ZGSG8ZkuPFLiSunDzOY/+BXaoYJ7IR3cxerSn/ZMo0Qi9++cyWsmSl8jSlKys2SGUbXJlcPPJH2wmkIHFCplC85IOlocQfEYQm1KBiD38M7iw3uEJPPhccwBXqLUjbmtwSchhIKQxA/THmFRMCIkV+gzUxcpExl8SzxP0MQALRCdmMGZR8Oio24SKfPTjTJhG88CSZuIEozJGbfwCzHUaRyTHt0VAUhWRrD3WIPUTgCUocUULoUAfCABc4nYRUTgbRYD80yMN6bA4OklCHu3qYt4/GkKbWiViO3Oc/sm2oYRUFXyN546O4NKqOR8WXzeY1JOCtaEpGmuR7DMQj0mlHd21kEB3DNZnpUYiGepuOw2YHJI956HGq7Afa/7gHvvilckUGpQyClNSv6JVrejytnArZZja+trU4SQVZ/BypU30VaoVTPZD1fIg9X83pJc+LZ0ISyIaqpMYfDZxoNDV7pivYxjRxGMVc6nUptaXVHvLwgq34YZpyxCMT5kEHJoZwDrToIx6lMQ0Z5PGQ48BBFF4Bxxsw0T8uck4c+gBCWc5CjyFsIozf1IcI4DCHSpjmHLrF504CI47UmqYS54DDOoTIH0Lc4BJ8MI0nhOC5tfHJSpzhwzn6sDCBEAII1AVCavCCXHCgl2o30Ic2D7KOOJDCNGfRLTq4yA9K4MMcDK4uGbBwGNTayivg1cRw8+RZtMgDCOBoEz0usf/aB5fYHPTYrUNewphnmVKAZixgG8c4MmtZNVtZ9GTylApKEd7rUaEDcsvYV1SfJaxd79oNRk4mS5hlFZXnEerqLFc3+DDOSLy86pKLnBH6OkmvOdpWFikWym35qoUdKuMuw+c7pFJrxgabpRNj+S5G8qZnuBwjtXgVrVaaKJAg6XJlBjkvoO2zIJ3gUlEWyJSmGGezj8aKPzDxj61UQhRCyATG7lIT1EWEMwp9sFcY7EWYcswfQDjHHEJjK3Oglx/gGAIWUE1i06haHIvRBDj4EYc3wKESfCgVP1YLBzi5CB3yiEOplH3gc+QXP+qwja4rweDViiItg7GHmg5MYkr/0MNqO1OxOft2jnh8zR6S4ApayJbtLtJa2KeaSFDsa2B+iMIKlDiL1YZFa/+aAxWScAd8t+2V7+YXMZhA9XW5wo9KzAEO7V5txIsVWvfM1a7T2Q7GJ0W9IBO2Iq0Tz4b8yqf29SlA2HZPm3t5VU31Lm4VZc+TBUY7nuIYh8tbnpCclzFydZWGiQLWOc2tq7+mbXuKlV/4ioTta3U6dRGLo8UdKWW9StJ6V9aeVgv4udAdFmJ0JexOzRa24DWnSruCTmIKo0EtDUWBSbtCM8cEabovcB0jrtph4qRKibTYHtztCh/gcIN1DIEM51gtig9jmznE9xz0uEE8PvxgesQh/9VkiMcQ6HGO7w4BaMUlB7E+8IY+iCAOxCL1XeRBD4ZfdwjruAE9/JsbfMbDwHPAPOzJAA6Dn2T1iQdCPN4wYnOQow9Lggv2Au4pclvMHrl+9ToCA5JcmwbyksftqR5qG08gOB6wf7jV/CEOD9sq9/LwHDpGdRY4vMENpkcvODTgFOPcwFa0jUMdUvCGG8hDHjfQNTgYAnlYB3FIjQYpEhcjutKKOTbas28RiRprCYtBIT9JqrYBlz9prML6MkQJMj/KJEGSEVqikUtCMlpSCBVzwG1SF6BzwfGAFKwDnz4bkYPYiPJBiN3QJMTiQXDxOTsylBDyKh0qJcTYmDSqKP8QYaIsu8AmIsE4K6T04SRY8Rqkop9K4qU3MySG8AiEkYlCOxJOAzfASQi345JlaiBHq7s1RIpn6gNSMBVUERsLSYnBIAjbsBV66APEOIjVM43cmAiEMwtzAIXQOglrWi1Y0y/7YpMvopJ4QL1mmxyLyDVK8ATPO4mtaLU4YC+TmK18QwnumoNzGILUUBad6IcUSDfaO4lTyy04qaeMQgf4mgPP4wh7uC3TMByPkAdSQQ2UqAd9WMVnUgU4eDWrKZvgsYdPPCLGQK1SbCh3cAdG5JzJqYdTmwPTeJOBcJ7qG4PlQAwgA6ubsinRiZCd2qOpAhqweRKgYg9G4imaAxr/K8I5lcOZmEEzK4M5KyGjsZsk/fmqi9mzRKKjEtkqDBzHIKw5sQOQs9q6AiLIFTunl+srfRQfJsob5KGcccyQYKE6qjMotvJHfwSMPEMzMiqsWMmrwtoOdIyquIAWSLoSE+JHO+wHk2q7TqgsqFCLVmTDnzwKSOy23aqJfAQ3YJQEY6yaOUGJhoC+S9AEZ7qBOeCHD9AEJcFGSxOCAGuIzaEHN2gPLqouL8CCeginfriCNzgHK9jGb4BEcygHeZgbn0A4W3kTdxiFOLACFFONmWgI2zOufxgpexgFUjGAPbyLfAEJIPKi0QCC3XswKwBEivCHT2RFlPgGa4IDVWgH/z8EBXHgiA4xn3rQACtQNX2oGJ6BoZ84is0Zg936Btvgg0oAB02QE/EpLtBKiN0pqyW0n5p5sQ9xs5tpnpUgoAgMwjDLnVYyrDfCof7hJKqyHGAhMiWTM0y6wS1DQRGUiV5xxx4EzyCjMr/6kTXqMwxyly67M4aBTsuQlCAcs57jSG/qSDQ6wuz5HTZbK6VCnBw8mYPZziajup7BxxkzzyzLOpKJF2VhCNiow5mwnd14rpDyCaLQEnCSCmpqoLkDSkgbE+ijhzroEUCjkBz6mSHorzcJCn6KE+Q6izfgrRtALwm7FHX4h30Dh3Ww0X8oiLzkA3D4BJPYHPmKKZ2ACP95uIRuc4N+0AchEAVSNJufsaYc/Tsy+FFkDJ4sAaKqiZmEQDhzmIP5UyVlgYi+YZMH+woG08Mr2Ltv2ApKqM18OglhfLU9rIMkNQAYgCFTeoqNkhy6EA6aqAw3KIehDMSp5Id/W6e9CQdwqARHFCsCkRTUoVQ6PJ3pccHKiZV1RJL4ebn8qbOlEy17XE61yiqXszIAYgyZ28e8ALtPEsg1qqTztJbJELNbBchc7Y98BJkW2c+4ASDwiSr2SLm1qalDkc8Qyik9qh6LVDqoYiItZJborDOPmyH3sR15DJnwIAlbbbFa/Yh6AIqhSLSdBBOnoKYOpbt01QA4vASwXJL/8sCniPgGF1U3akqIf2hF+1sofWgHxrMCw8GnfiguOEgxh1AFMrACq5TSLnrNngGKVOQKID02Y7wEVFmsh+AM2rIa5MrG4PKHngHG1RvKghCbU/MEtECinCil5eMDYWM4fFgtA5g/jjEM15QE8iCIcfsbVTQHSyAHqwlUuilNPsCVW/yZTLwBMoADeovDjzg10ySDSTwKSiQWVJCHQckzvuLTMzrJzyHOB1QQPKIZWH1PHDrPtonV6mTWqUNHGApBGwxQEUSf/3zCjHgskhwQbNXUah2QFqpII9TC5VEZHGzQd+k63wArEgrICuSxIWzOkKAeNDrJmSRJJVQjJoQl/ybjTkOSswY9nkuKlcUgXV7JqhFBq3u0JCeUCYpwQojJEwhtnSyBiLYzmqrA19RgCnRQ1zXcqFeLSmB8F+F9Cvj6gL9BkcKIh+7DFWizv2bzB2yzh0YltQeZU085TEf5BGLRTXIq3s4gN7wkFRRrCATZDCCgGtt00zFgkzkAh22MVz/simCD2a8wB8nUL82I13GLh3q4glEggzlokyG4gps8CeijNlGDsNUi0s4shxIDhxuYxJE4ChGYg9PcOu5yNTStrhODTUxIqF8c2IHwRjCqpTiqIdKh1JoilIU0OZ0CQaBRIqxLPg6ESbKDs5wbTlJ1CFRiyo/RD0V6VqbUi/8a4jGw0qUDtRlwBcKJGawOvGFVGp6z0jqJrMimcivYSTnCwCnqmStQstSOhMevU0eoomFJCpErQqUloVYhQyzFZZ9JEptVhcn/IKCHyI+CAIo4KQpFo4rcnYtn6l26cwN6wAcoBVxjUww3xV4YcJdwUYd1MIA5wNrYvC/oVZvqA61HYVJPsUpowVlIKlMhGEXPW4eygNTsCqlTsxVnEyhUmzZzEAWD/Ql3QETv6go2EbXCiV7+cA/KACJyu82opYQ8JYnl9a6vsN/VwjdyixX</text:p>
      <text:p text:style-name="Standard">u4jwG9oIUoAzD0oBzMNoAMx9rsi5wuJPYMxV4tQ3T7L0NGRZK0M1SHbqYFJ6uTQz/CFEQJjQhQHklyH3c4zTJr0pMc+HnsHufFvxc7jwZYrpOGZEXNisOUZUyvt2rR0lVeF45WT0kKgwmmeAkMIbPW73ne0ZOG4pWuGHBxpifJuSdE8ROIyNB9cmrec0lGQtbrEpd1j0Z9Bxeg76MYZILMXQICrXdLqGKDW2KQd4sSfsHWcstrvyk9ugQddBEqyQ5wOiDDzCHraQmCuJlFsk2R0WFUfiZne2Mw3QPLqIErLVewEgBT6mabDMASiA257EqF4U14a3XG+ii6tLDgrg7fhDAUXCDOuhr//NreUBqbGER/iUUzrhgMkgB9XhLzPO/x5aHOiBAwXYnuxCHWVut/7j0CZSw4D9NiH5At9xKMaPwQ3hzB1bmZat6EUjkgy/ywIpIQS+MFS+E0BrpGcHoQINilctRVQDx52x1EVgqXXpkHi1sIrQbVvDxYRlkHFFyXIGsRxqcDXIipcXN1SAbjxThVRhTIyTUW1Vlbv3Y4lXRGEZ6bozjOL36qasRVvAGHgdcMUt94/dJyYwcKk+tneR9nJokGI9WQowqGmJ4u6lQmkAWas3yh2dKB36NU5gkLWGCL1LARM0giLQ0MCDIhGu0vznIr+OGHGL5IocGok8OjO2tBN0S3p/x0VP5hl6khE9et4QQhzjgA1LYQ2OqDG0jtWMrB1OBTXeoh276Gf+V+jiJAJRgjge72JpcBAcR0Il9IzY5OamQWrt8fRZ1wIS3NNr0s4drzmYYuTs+AK10Oq3SCNGEwEP8XaWsNgfdTBuELjt29hi/a44m1KqJyRgaoxgghO95/qjwwKu2heJN3RcxOhhLIugtFGh7Ctaxm07KCU/beRRJKtX9pCNZMtygWR9IR+GEpMCvmp7FxRi9IZK3IQ5n7ceyPdV5kaWCPmkATTL9mfPT1TPAKkkMiheZlgnyGcG4kFBNhxEKrYcEwtCkwCz9OnBI68VXbKK9Swi78AF18AEANK6k5d1v2AT09YS/qWp7M5wcB7F/KyGB6ozazIlGjUOz3BqjwEX/AzPYKjUHUvgbjnF2eXhgg5UojgmpU/7RPlA/LxAFKr2dwkAKREoPco+veMgPPGzzUbBRey9mPT0kfZ2IcEoIrZFSemBruRRXwMSVJXHLtWQoDUIJSOSHiy0UxrO21EhBisg1PiADVfiHo7EczlUyB8V5KtR0Mp7OInkhfYGtkA5dyzErhMCgXrF0g9xhZVlnkYxWh8ziD+n0W+UeoyvucZlz5ybjIXvbbXqWNA6ZtbjiIYbW8LEdLjYsuZKVjDadjkxciAnc72yr8EH6pvsxQfc69zz4k5vIsunHrTKzGAvULHG7o1m0pvDJZH+0drU0MoCpuMqMoMAndfi9tHaX/5OgXjgAy9icSky+khLe7IToG6gsiT5Yaw4nBDKUcU/hA0BcRsQDLWyLEzxs/QC7gqeQfJbAAk+xoKo2P31w9nxid0C/If5dTx9t/eFyUQ4H/qqdvtjFV7xocTKoBL40isghA+DPjFpRtUkUCIHjSyy36nLmKtO3hJcaCWVhM/P4WjMCTrP7iIHEojLT39n4webE53r24h6SYSShVoBA504gwYED7dlTZ29gPXv10D2MCNHeN4oOEy6EqLFhRYkSD9pDh1CkyJAITRrEqFBhSpYFMYZ0105hyZL97N282Q7dznb2euL8yZOnxY4YKyI9atEdRpnqZkJ1189p1KntZP9KzQr1KderVp/yzCpyZ0iyRMmaLGnypsmgQHUOjVjUose5HjfSdfhy5UifY90O7Uk0p1CfhP0G/TaxI1HGEnc+VMgYoWSTlflWpFjv2zdibDqx+Sd6tGh7+3xcQXcFNenWrl/Dji17NmwfhICcM2eOXDx//WgiXOflzZV++oDMqfRBhDuk7uSNMXfuhj+cmG5YmQPEX8OS4cCZGyNJKkZ9XviAW5ew3boPlaTfCGrveO5L65BKAqWbjDjNCIeAR08f//QjjxB9VIfQc2NQYgAM/dQjDz3SeaGPSd/0kwIQ1D2EU1YZ2UOIF9LFoxBZCg1BijkfaIJTH+Tw48kNhEj/ZI88XrSIjnAtWmTPOuDBIU9F7mgCDj9BwhQPOJTQI2RI/tywZCX0qNePP7hNV91kNl7SYB9iqUSXRhUp1FCZAi2lEUMTsRSmS0yR1BZIbSqUVltxUpZRSxiJRFhFPv15lqBvFTZYYW5ZBBSebTGalmAn3TnSSWc9pVVXWU1F2GGAGfbToVaRtNVMTe3lZphMAeeopCahVdZQdsKqVk0hqRWprTWB9BNLUwl0VUFWYerUeh++WZCskdY6K57KwtppT5X2ytebpO5pEJor+TppWnDaWudfJJF3U69ElSVUSJuh881noHUCmz3V+eODSPvQVq+9995rTzpAWEGJOfzM/0GPF17EYcAc8CUoDhnm8GEOPTesM8QYB4tChoUCXXlOljGF9MmSqPSXmXEjktNHSZoYLIrGcAzRxw3kmEPJOUMkmG44E/JzjhfxrHMDzjOvpwoclJADRDzhAPFBw0DoM5A/Q5zDjzngHNgzHNlRh1BmrvpkHom8ygSROHHwUQl/ISL3Hj1A9NHzhOfEs9CPDkMsHHiixFeSPHDoRk88NwAhzihkT832DXDwcU5yVEoF5RxWAIFJnFkpPEfAQwwBRDeH3moWWmy9Kh+rgRVqGFVU8fRUUDmdLiqmq5fuoZ4jHXStqXztOW2xMRF0l+94tZmU8Ho9ZK2dx86K6kKmWv870O69gjQW6YL5RCj1RNVVGWNMJWVQVFVZKmql4rv+lVcy6Tpq6J4TtWxbiPXJaVC/N8TRXEYlJRf+FkmrreewW490hyGdSOoSqPqJCVB6YYhQmDKQnSiPTBjpDkdAw5lvwGY1GkQHa/DlwQ/iywf/EEkfJmSOSvCDHyikhL/AQbOE/AMLI5KabmJWCVEIwULfqIeVbjAHPmStQ99YB8zIIIlMJcQ8fGARBPvgHjh4ITcprCEpbpCORq3DhDTUDXpeuEMJ1VBqlXiPEVkFpaj5619So4QL/cEZyozKICJK3BA2wyqKrMNgM/OHO+gzxUpQApBTUg86PgGzGqoRcvr/EElF/PEGKTbMiP3QxCUalkKpgcML9GCSkNwBJT7MgTpYAV07wkGKKTpMHrbLH5sWyL80FW8u/aNTrFBCO1IdT1sloeW0NGWRmzwkgNX7lKeEOT9DaWtVcYrToxa1rOqFxXzBqgrsNjXATukELGWBlgNPxTw07elYoGvLONsnqUXV8pywSucygRMWgYBtKnoqn1gstbxpzUqXy1QmpPLpPriIb1jgNJbyHFiq5pllVd7apzsRIq6DsM6h5irUejizmc98pjYa9AFC/AHCj4I0g/84CSHiMQZP/Es353hYyGR3hXWQITf/yqQ8ToJBT95AcVkjVx/AczY0teM25jBA/x/AQkSzyWMdcMhNJXTWn5JUJFPpABAX+XAJIKQAIX65wihiWkM+wEET1TGROjYjCTKAo2HmEIUBbqCPHVYkdKwzzxzgNlJeIWVfugnSN3wiHJlKpxwaIITWXgoHUaT0HHFYR2psWo9M+Cw5OmsaOroRRZWSIan0mJI8/tEOx2UJXBp5Vzz4th9JuEqdo5Oo9MrV2pIA5XrnK5+HfPm9rlQKidY01554lyfdJYSgwm0eQfK0Jvvlj3gLRNP+9kdcfvqTY7RsHrXCBEemjI561fQUQAMTzQ8x0H6VMdP5zIfb2Z73dMACn/nSdxDEsA8tzpSPTQC4GOLd1376K8p9Wf8pl5RECr7T8+5OAArABvY3MRdhjALtxxRggihN3GtKUMqark58oxOecVe8NijCkIIYxDip00IQoy3n4ElL6fpHrjz0qiERpB9vpMiJFIQ+EvpUEuj4R0VEkyuR/LhRDjUIWzokZPVJ9KYCcQd2T0Jk5QWlJg1Jnzr+sRkhnmtrI7lJXCGzzMBoE4MSUReXeTxSrTnHJ0qBHlwWssO2fEMh8pTLXSZ8JqYUr5XinZ1LarlLW/KFnZJSXv+iCpiGKBCa2OQuMQ2sEwUrys/IYnQuHTW93FIF06Ba9DXlZzpx1Za41J1ldWsnUVAzk1nHUi2zbpWWVuOqJqPiSolTEr7/Sw0LbGHa5z5dHV1Y9yV16F0P7l5i6+r2z5y25HWEl4nkaK4lyoWpE4aawwZ1ZfQ11dlHSFDz4RCD+4Nu5GFIMAhXkjTkH6GBUOhqdRN1vNE5pBRduUwE1d/oxWP8yCyvesSZduywfcE8MSNxYsdqX0jJ5VLKSXbC43KT69DU7pA6QMdDEmOwR/ZITcHPJRkrQ4oiIIfnhxDCw5JTZGsQwXdfn9LXOO2Kn7pMp7Q/d8fXco3AWtk5VKD9aPOWVyuGirSe0CQS4KjDdsWq1kFfwjsGOga/+8WMcrs3UFM3yn3UJXTRRV0SMJUrttOTX3fP9xJWTtgxG8HLfqM+PDrj/0XtCnxvfaWXUH6i+lCQEVP9Evz2/LKd70ZHFnztK1sCF8pMyuXygi8CTMCbfLTMnV2eteZmirALNBx+l0k8Gu7P48u3k8JKtLM1YfKQeOYgasmoigdBF6/qO+FBLblIDHPEAIfuIFo1pDKlPLbE9VyrWpPxXlXflIwl6SdZaJtVF/FQ2V4vJ8n7Mms3KpkbHX2kpLW49Av4PMdSguDv3VIonCpmA/nPfAG2pPoHdUQx/vGLtp6nOWWoP0l70qzulKvL/l3f+x41lR2jOZpbaJN7HVTXIVvRSRT/4Uk5JRP6udqkuU+v1Uk2LYQ80dquBMtXZKCwFB902QqjRNfMLf8K0HHTrN2T+ZWa0+Hc+bVfLgEZqGUgfXXKWJBHWbTcZ3hGu7wG58GLPXwb6BGhbGSGqEQbjJUFefTJg1GERszW0MnVttzEA73O3KCCKhUPYagOE6LPL+lKDY7K8PSbrM0gHHmL/YgLUAyJ8MmToRhZzylQnnSI0T3GBa4HVPFP6yVQGIaaB5JFjdHaEuahCDLT9AWba3mKGVKPemWaV6SP3l0Ke4XNMEEgdaWfcTWd1y0dLr1E20mdcrmE9zUE1yGfIZ5TQREE7ixg7pVh6QyFL13TpXXdROxZc+UFKVbd/SiXATVeoBgPKdXXONkKMRJG3+kiKP7dmNnF2pGgpPz/z279HCx6GfjNDy8+nn5VmF68HgPxRR0eV8XVQw9mm2tsFEKsRhGqY2yABbdcRrB1R0wgWfTAxNExj66pnIlhRJFUAipsDq5sI5BBEFEEGlvUiXxhBITBWIc8ULkEH8ec4t6ln6+44zzaBBP+RCVGjxPaWw7Kion9WceJ05MBxpBF2wcG4PhYy0JmhOKNn+IpT6+1GtIxoDppnbHA3aINXKBY4nY5S+wYGE/KpAxGG/XlnLN8F/gEHaFMo22dRW31RT3NTkGx4NIhnlEipKr9Gs21mv7FBEChShzJ05NJUzxJpQRWGu+5j8yhBADaEzddS6m4H5rciV9wSz55S6Qc/6Q9wk78nIgDHhxGad5reNtGXcE6ImZrJCQ3wiOfoI5WgcVsQWUAJWKoRUtPEAl4iAfJkUVDBl/qhN2vuBgD2WWcsMW0WRdeaIqwoNtQPBAUsgp5xFIB8QmfQEVQvCacvJ8EkeGNdSC34F5TvKHiHeCvAUVqmdP/pBpm3tZsoQ4kHkZ60RZh5NLu1Cap2dpw2c5z2Q5y9SLfUd59iRou+Zq2jForqgRdClSwydZ2TSP/TVczpl0v2uLawZ0ySl3czYUmio4wqpkItkpcNKN3+uLw+Jd+GtqqnJOAiZ0xwUX2CAWBNsZFyAXjmcgrMVBKvFtLelw9sAtnZJAP+INqyP/LECbmOv4JTbbhX7QK2NEjiQHXf11f3dXmj1ACHPSHpAzcBWJF8i1mZ74WabaSBOGh6dhJm6SF/eSJT9SJ9zRURIGZkXJMWHCNak0UCTZkXW6gopkhonCmpu2J+PUO+Z1JLDUUUU7On8UkW27L8uxPMD2loQ1cp9mWTwqQ45nLqq1l/OSdpxHYeV0KAJKdnyJlz23TVVSlN5FaZRxeMkEgUSrofD3jBJJTuIThlr7JbywlB8qToOVTpQnZp+IJtgAqRcaRNzEdlB3Ls5mnqtVjGA5jUWIXYTBSX2WYYG7eiG6ciZ5oEYIaJCZhcK3Jr0ZmV0ClgX2Ze2lg9YRNT83/njMSxOtBn0QVFAZWIrgsnABxnUIm3kRImWsSWKgQy5ANntH1XB3CZEqKZQeOpu8xyoayxFbwWZ6q1gBpVX1JVGohYnNiGm3d5mHc2kwEoPF1y65FWCdOy9YpYJ/hJC8WKOW5UieeYnkC2lRSS9PJY17WaVMSk3yp4nzy5i/uotrRj8MC3vaoX76aE3WmUzndJ3guIy8qRskOXIAGWKgYiiza3+8In9zZ50QwHrpKmCsVXEpgmbqQI2wEYYkeZq8i5plYBkX2BW8RG0rIypyESdTVoarQhNHJ2D+kSqLk4fmYpHflyat4D2jSmqrC552saQF56/JUIanEowGeGlY8/8vw/WoFIufoIeL0Zdq93p39ec80tUlKhCzxDekrDSU6haSprKU6HRcv6uSExpZ7uuedsiGjbeU6GQo6xOoAZiPMJlC4DmChWsRFjqXS3c68Vigx5VNWYh9Xqt6e+o+woWYKEholLmsOpuXsliDvHU/zBOBbUiTrAldeKhRIWi10NdkZmuZEgUq5PBSEwNuHYtAPBmFqeJ7TqmPwDdz9zQ7LIhESli99DS/4NGGnyIRo7JfoRY/6mKkcElkDKSL1bGCiqOY1GhncDqR2RQuInOqRDpmh1hN6IWqZzIW70tqyxNKtkQo0PWOjruzNLSKrjE+gjhK73qaz9OskeqSrWf8nTc6lQXXTdJXK0+3iw0rQ+yGswZagQs3reZJaRr7hUcJfMdkfARfb1A0o6ZKifdqFzGIo7dClgFGvlUZb+rHwCicYfkadgaEpgz6l6Areju7i6BpFNbqmclkLOGIoQUYEhmGURnmbEDat9xYh7OUOe2Zqk50ftyAufSKk5T3dhiLLTioYHuZr89aY7MAlt/RxuXriuUgeU3QjRrBPHe7E8EhrWybiMxEs8pAF0C3xzQ4kWdZTqbgkmoxfeHWlq8aaCuelBLId4F2unOZsoxnenfpJX4KqnhLd2BnY3tHP2jmonUKTqQHL1d0OQeUFT8KOOtkspA4lqyEzOa0OeTz/C8k5c1haigdaqp7aJPCy5bJ8LLBIUwAT2nbOjszp3uSIsJ3oXumd4WmyDiPNhLpgWIaF6IhulBp/r+DubD1GmqaGGmbSKrI4kPkcnQNaXrBYxi0NRlhqj92iT5eFyjLLa1Jw6+b2L57K2TIHcMYmkzwKWw5WSq6N64RJ6Jou30UosFy4hKIp00+22RTGjyJ+KfnsXHtBIv5eBb9e3+9C7sEuT6rW4gmvIEgoz8vG7DdOBNeRmu0uSrFRZXbubkZbWns+GqHw2sfKJxHjZxAj4w9vj8EGms1VqahSqycLsdv9sHcuoytX82pp7ipzGSqryX1x8WPc1+Md10vMLfGN/4SZ2Co7X5sZ6yo6dK88f57iUuXowORE3FIMMnEo7rM9MimHfiYiIhrQzk67Vay0XUsCL4+gmZrtwJn0RWtNglqgWN7w8OUuKaekdBekPhpco3VR7jQD7/TiZuji3l3wxgrWMmwsKxDJwqZg6PHhMSUrd5qhyS7fLnRCoYNTmrQvXjX+BXc/qPVEaSx4bSfrzrE2FmA+EaNtV7OrCpo1aV+7QrNK8C6c3OCk2jazPSNAjholztrxfuxLqFr8tgUMNu/XKfP7yI7ZQqUOYh4b9KAZnyNgE+GvVlP+2t1XhouxIpHnFlQH00Skwe1HiNZXoibPedfk+qewfXBMj09Bv/+iZL/m3Bn25CVLJPrzB5Lc6l63LUoYzOHX5Ja0FO6r5lowqO1tU9AT0G0w65Rd6+BWbaK3AubJ01X3eL5woOHkKe+Xg5FfGyavkOsfzFn3kZO36ngge0pho9bSXPqwf5EumIs1LsIY10HkXyjiozVunnn0zzL3Ez+x/ran496vWfs2eI7umez24lFoXLT1nhUc1SW2hdXDupSjYnJbX/81gYfYuPZZA6rJYv6Z3442fkF1bZZ5fToqGBpZQabiZUuurjVUCZay8Vxj8OWmPV+ItEHolEJytgIlKr4y88IP+x4U2Gzin3PonXFuBErapBubeodmVd+poQlzAXJpLu//nZqrHgXOsnbt1i3v1/xteUkS9JDpWhurIn426MwVs3pT8wT+U6NZ6nuTKnk/Ytic2uwO+ZRXc8LO0yOmIC/1NPYJcmuFLUDC+KyA5G0m+Ngm3H/fqtJyXsEz+uetIRy2dZNFFIO/Dr7dtptUj+okcZwMD3aZK5YDshzSF9wl8ffIuxwyeBhiHRY/6AT9WURHaUYbJEXi+rZfMYUpuAdudMyZNFsgOwFJW46P2JW7zqaabyUyNAQH2jrVN3l6i1S/sNJPdtE9bF2YqSiuoFWye/Uhb2w/Ioe/T7hyWj95/cUOBNpRtd8NaFiD53jKcXEZ+F/06UC34fs1uZsH3tuJ/2130epQxhfmGmiEyhLfk+ECN95LWm3Uz21l0BjSfkb2mmNhclAaHzyI3RkhM5oELZyrAxnf2w/9qSiFbYkZNsTcQqS+4k6/OYoqnpPt/pjy3HnwXWjxoYVoi4lBKcisaNP63Okxe5fKu1YzOc83xfdPu+nyhN++omKzuzomxopJH+hjHMoB2R+0P390x5/oGLc6pTQO059YN7nhxXptR5iHqKBSc/79uPWdbrq4R2rtWikjUiMzU+m86/h5kYvZGvU108oEYqeOv7SwBPK8riVAqLOHbqC9gu0EFlSIzp1CewkJRrTXjuBAdxTbGbTXb2JCjhwH1vum7lsnNiY7/f9TuVKlPX8+rvgw6I9lTZs3cebUuVNnvYoZ+7kLivBhUYII27ljGPTjRaEWI0ZUOtUo0ok/0VFU+M2ez3pG7QnNqg7j2LAcM2rNao8rV6VlkZIl63ToXLRyMUJtWBHdV47q1nL02ZCrRbYFsyZGOjYpSKENHzMMy7DvYa+V3Vadi5SqwMd58368CnTjaMQgEw/UKreoXbqP++GF/ZTp6KyfH7cGi3jh5KlSCwr0LFm4b+LGG3oualip166VnXN1/vtr5uLFf/OW2Fty56LJfcdt3JFoRNJwA2vXuNB7877vm1vG/Lz64bZd5de/z3U41eyUlSqNII6OSs2gioYbTDL/6d67rL7oLKPPvsNEC600Ag/ULqMC0cvowfcyYvAyg0Q8jKL6OLrvMsKuSg6+ivib7CvMSjqJDZxiyhEmH3jq0ccfgTRLIL5s85BIDMEiiCvBnjtvrcJ0i1Gg+no7saIAdSvtt9wgEhC8DDOUaLshD3SPNOcIeuu7ijBcsqDBfCsTTLLMM+9CMInkK6+G1LOwoC27AxDANad78SuBtCpNLd7AxPPP4MKaLMw784LwQwv9MlExRSlVND20FKtMNDHV6w2thUD7tDRLJ2SwwztHXQ9BhRrzrr8F8dtvQicXPUi9PHv7tVEiSQM1tIvWIuoiz5RdCjbbDBItWCK5m9Sh/z+P2zI82YaaStnvjKJW0mCfIpUyhRJiNFqDhszrKDoNcleotk76xl6cdtwHnX1pAtLff/8tLEX5wAtQNoas4uzKMeOEyKe8VLsKMQclU7I0rspqSDTUgHLqobx0VRE6CiVMdLiJ10L0SRmx9alIxhgjy6KkENa2ROnoI44ippwi6rrxUrUQLgEzBIloZYP6rq5aeW6aro0ugnW2NcHbjlTdAjw3UEAhE1TbryGNj1WKFXTvUN36GxfYYJXDLtu4mp4oMo2GPhXD7Rgl6LpIRY4PZ5E//ApCXZ1zm2tsA8RQcYkRLyozvyUUscGcyRbVNGNDnVY1NmHFD8KBRaaIRf/nTmxyQv2KEuw4lx3XjSN3vmmnxm9OwsmlmF</text:p>
      <text:p text:style-name="Standard">yy5wqAee9dJ/hk3XxoiRLVOsSLNS32sDRbL45BPEs3jDnRj5tL67UkFddq3rDUO/n5oKI+6w1NZzdOLLGcuc6IixeWc+bNdTJsr7M1DnWlMmN9cdSspZZUMvemEGN5SnCTu09aEpOpTNntZbzqlGgwtparTZBuEvQVAzHnoNPNZ2hCwxt7JMIUw+kmcPNxDuYSJcBqlQpYFanWgCiVrAs9BSPJScrHtjSU9GREeBTM2w+rZbhB+Ydn4plKULJlLqgMS1L8W6JUticmmhUEVGeZyEFuE5Jv9IUNxLCR7XzgjysQxAf/PPLdGdHosrHUJVJty1Xr7rIcySBGWw67U8ScWCI7DmxxoKEieY6Yn9O1ynQHLFPFDpQpjV3lbKwTiJs2RrL76I1my2rd3yh3mGd1i2fZ0mEHL3fHPPEwNazJzRE/w61lJYUzaKGhoqxnqyRpJE/aShMUD3er9tAva+BxDtnys7rD6BI5DlmbRPaWTPG4poZJ+4mn3PVD/50PV/cx2wYLCExg4syNxEzXyRbHITld50Wja5AB32gpDqrKgyncHvkwhU4roU51kFOdAtFJpZH9RnzAs1hfSIKSTnwDJ2Iso47QmNDeEWRGGaob0SKmGwRmCmcorIz34pOgw1TpPUv8/1janKc2iUXRWowiE1QetqqLTkZ8WAxJarYmRz69C56ce2H/aLmXa/npll1TSjJb98vmlWZzwivpTdEFqeKwb1Onktwvm1rIK/pxgAxs56rudDVp9lCFkWSgNjeYFmgyzlFQPFCtvHbJdBLyYVE1JimNWVIXavVIDywS1DYGmaRZMpAVwp4oHYXUaVKNarwsYio/GqdppsuktKIje64FLJlFpYbiHBCySNQWlLCBoDexx44isjuFjhZIaixcYW0Yy1MJ6ol6ARdDN2XZguhqj8+Jl6o4hljcFNE1hxXNZUyWvZdmBFEqjc8tF0hA5EGEr0nr7So3M5tPSleZNAwVAv/PQ8tJ5RaHNQMQJ6W7SunKDYMuAs+ttsq8k2lNlnvjWlrX27VsTk6DcJoS8JTz3rJuD2vVMyJv02K9s6qqrMF67N5oGyHCnVObDAYXUG2pWLVMOGUNm8zjTJjhwbF1hzsMJVzjpxEICvJ4ocvZIxmpKdTpirgRcpgwDcOVvgSli1+8yY50ZEbS7ngnqhswryxYIDiq1EMmgmZH2zjMoPqvdLfsCNrspx7+zTWwyBQpi8qiz7ew1oIp7aliJdUxCheVytolaffWM0BcovY4W1wxy2Ao5GQpsYW9wRJ2OHWqobHKVaFSYOcGeFWrrixWVMZbCBkHw4eCLHKem49Xyer/Q63h1adF2bAGdRXoMk85rpqb1FyVl10UWreSldyrOAfIVf7y18DeA+oIhVOrVqISkdrJmp3xppVbT5rV7QqTVda1mrKcpR4BrVdKbuIPdPhjHwOJCY+hnRPWuaV6kfJWZKK2MJ0qhS911Agkz0pUGElIpykViKbF6iyFpXKZs07YytrqWr4oklMxcqTpImlusMQSaeF12qyb4jSqfbLD2F2hnRDGLM8g8drg5QwrmQkz0vByUGSqM2GdnMT2Wvi96JNMg4FJFZzJ0jsUvNouoSvriNcKMcNT1zHXI0tdXTNkjQY5fKHsRozKmZRWKpigyhZMTFNuPm4SWucsNNij/2mYkdCxnOQWSToNP1rJ9zGflEozHNHFrkYm6axNcpe7ZUeb7DU5916APGw9WczoIMpZqDsKdEJttK4y/tiXgepEOVeZbbqxckrvia1+3na4uAyURSo0WcYZ7eCt1umvPfUolFOmhIJL3R9hGGw6h2mxh8Qybm0zX9TF83iBHmskBY3vuK76x1KMql9Fj82CA7GF3YN4lJ9K36KzM7LtK3DjeRO0OSvPlXl11vFbz1PSeHptjvr5eZPs3n+bkijTSp+Y0Gyek046sobBikboNGGo4XEv9QiKvUziRdu95AqffXbZ4V+eSj7Y0pO7PphPSn8ypbSm5GO7kkPiTdhJMf9iTbdUTtZSblNKx8vWBGVExzTsbVYyRXkK4zhmZuFS6wCj699ug7ewZjwgLZo+KIRsqASdRWleg2lSEC+gBoHGydrqh6Q871xkqtrca2twrpcoT/fUyb5yBvr8A5HKzH/qCODCK2EETNH47qZcSIgoxpzqi8Gm7my+Jq1KLsmIStxOa5eokOmeipDADYXsatg+bV3+7z7uaXIC73l2xenerHRixE2Ug9oC0I5Igi04CyXWLyYiol/gj+xcCYZQr1qcxliQhWliaIqiZBFZZ+1mRBFHSKf8D/NYqLGg7+9Cj+4WaakMJIL0YlBaMDAwC6YWZQS3Kvs0jyLWzI0g583/KpB8MET8OO3QWEinUKzt2snBJCe73ARjkG74EvGKBiiCeEhzpqmK/oj47iT3AifPPK3TJo2NbhGbBGkX3Yo3OK1UoBHy/KpCGgivZiixZMahZo9DJE2wkgwIbXDgdotLyAey+Gv7MuQpwK8MGQZVvG/5bgOeFK8fvAIlaAdHDmpH7OEPy644nMvCVGSjrqU4Ms583OZ4oglixm06BI9kLEQaIc7UxKvdSG1TpE7eEklL5uxsKjA+qgos/qO59Eq8CtElaaMdqYaVXo9oLo6SUOksvOVnNuO5luYzYAZMOm5QhjCpsqMGfWodvQ2oDAPFbq5QRqeYng+nag9APPIl/6fLmeKF9irREglln/KJ6CoHKusHwogyySyoxe5DiNxD5MSS6U4I6U5vqjhFGysMQuBQPoos02QkgfLJ7RKsdELKe+wOxdTB/GjHizoB2WwCJpRN2VzCIAFxpICsDPECL0TxLhJGGM2nKZ8DPKyu7rKucRzSpYiFpKisPWYJxX5rpdSkNEmJAduj+GApUTgGNXFKToDFrySv4t4IcCoDFgeM8CKvKzXnxVBkLs9EF5MHeUpnEFMSg8bKStTOGKEHpozKr0gDk7aJM7VnG51MNSKjBxVM6L6HDClrq54R1IZPAaMKu2hDbhKuqC5orI5C3Jaw9vQv5yajusALiWyyM/9dCFt+CO28ZxsN4tZopUvkZdisi0T+0Ua+riZ0xCDeTzJ5jCq6cCc3kh5rCZHSRW+Azi/JUFoi4glnhTopxTUSLi7CQgUBLhETqHwO70QTY8uOBzDuDfAYh0y+RCcTawU7VAWzUrdQEPWCzMxkJSdVi0l18uF8MuXGb1JIjrU6bQZnatuqbfKCUJaYozyHbkXqzwdfrQyVVC80EEY3EJDOcYVobyoXckresgfP6XDsdB13jmjghEE2rmy8cE4B7cM8DHMO7ivExi8pZp7UUJPgjTkHBkL+rzgeUGXc8j1oZ6BMAl90JEcwFNrcRBCviC+ohZlkpoYwwi6gpTO/Ur7/bMshVOcBIVKk6NOF7qbANk6nCDMTT1JL5KgYPdFraiNYwTHzAnTzgAUVO0epvhJ16Encampd8KjAcNMwQEf1DA5UxtLtRoyPjuxVMpIzswywZLCu2iclU2XDcCYuTY4qW2tpSPUq2W2TitP1uNJNxelVLKpuoqYp7g5a7UTTNI8rtadg+msqb/A1loYSaw37rkU3xRPmzIpt4Go0POLJOFOLYMfrasez2M8H9kXHOnW0Xge/PsrdFA+Eeol7Pg5EWFY4axXqrgR5DPEnn5Q1VGlpZi/LgnPN5o0kwxXFvIdH57FxcPL44tUIY9S3nm8onBFiw6a7sM25KslZAGw2/w7Qe0a1PwsWPM3nSxCp0lTTLL2tp9ApXU0oTkZO47KEFs1FSHuSSIGS5QYU5nKTYXzJDdXqZjJpLYsJpAgrwpRjLVjkmvwWxdxyLIPpWx1IDHlTshiVoiIkpfaDZesDtvjsijbsLyYkXeiQLeQOHbiuRtSPY5eNIMQoZHdMxngIJPRuUi7TKjSzAx9UIrbN0pbVUUpPJYUQG/uk1RKUsAIIUpILTVjqOOTsK4JrvGqjmVwKP7XR8Qgx8nauFcOSUNMy3BRtsLR3JOeJZKJTpYaOGGf0Va+rW9sz7ZokSTnv09KDssoX9sxzIdeVFlX2rPzNam+W3WSm0DhqPayzSv+6NYDFkHmbIs6y0ByVDzuZT042rkz940hXiTK9T0nvz2HTpFccd4L4xGhoSvtsM1SFwitqbDEFskJBFnXRaD4NdwqdFzi+ySGc0nLaisKK8f8UJHxUT2/vq4Aghy+RdKJYljmIxE0WyUhYBKUMpAnrEX36DYcOq91eV3bZqGBgt4WDR1kxUIV9ZmrjFSun5kBVVh27holyynizp0oJFs/8NmXlFHCosTigUip5zTqVNk1lA2iS0MB+r8xeEF3rr+a4szIOdksJ+ShPRkFMUsm4EFyaMffwVVDhDj20i4SKIi/R8DmssT6op/JSLJN3cEcfhdpe0ycuVQ85FrTGCIX/R8vu+AdJrKYEu+VYio8eewOAWCakKlCF9M3Vqqx9DNj61LY0E9RyqjV8uCxR3IRdkjY+meJ9AlRYDAxZI8mFhQ50J0Q6zXDp2GePJ/mP2gqqsutbmVFbMXdG0+66alI7LQeDfReLytWusPU3JQRObrKbbY0E/0so3jVKhVXpDMQ6SUWdsavgBrCKP1jI3Nk+bUOJ8qbS2PJvoQyVlpcULW5OVk+4quLgFLTbHEohHjT8/jVA7IUtNmtCWSJ3ms39VFmhsiijXlSVook3SrOiF0wir9eV5+vOUiyeSwQKI4U8BRok3e7LJqZFlpFvWsbQBPRHsU1ZjNDheovSWK4//2iyhtsZCIPUqTHwIai2i8NrXLrE8DquEmdlJbE4HYH3b82YOuJ3gyCDYJAjrUyReKQ45fQZbou0+5S6KBurkTWJw7LJxdKxkLcWz3j5lPqtWbiG4WrmP1PwfTklFxUXZeuPRNJpLYCJSSR3TKlu6Lr3vvopI9zSjthCJC41IJMt7GJiH1Y6oUjZHzMPWL5hZI9QFMXs8e6xzW4XbwbmAb9MiWp1QBiaeVBuNXMYkyXjdUSqL9pCK4Azd62keWv1ovVzN6XXcf50hlXFgD+YqfJTu0YsL/nvPcG30cT3OdN3oB/5obxxhu3yhXYm+HIWUZnzZNSTrNUGbvMZXsUDv//JbJIpKATfc8DFqimUR7izGVSVb6TSyzMfuEwjsTXerUGr0vpkmlbiUa+zbzWCLXGy0CqURLNKef1yx2NFq7V9B7ZIRCVipyJEwlCTWLuoAmvL+4CI+ce0C+rkhFsfdT52+DPn+Zw6pMMKSC2O0ulwHGPOjuFwyuPQzpQYrkOnz93q+lti7WSnSazfZifFkYt/0ovxr+9Y0Uq1yrV8tKyHqDsgmi2pGarcXLDNKZdeKzfzyuGO8I5pKI+znO9G8EHeWJ4X0prKsm/TWjjOsm1uqKnnorC5GGlXznxTL1+VFTwe0MQ8W8gJJsP2sg0hRE3oEHjcA4nt4yS8yKRXYlP/TRfFz6gt3IEQNKAczkEUzGHWz2EM4kHZZAwmJxpo/sOYUtalp5FRuJW5lruCtqsr1RjjQhkCv0Ee6IEf6EEeRro0/eEGzmEObsAf2uEfluSxc3dkRcw063V7NnpdVisAmdHI9Kx9Fw97rxuI/qg1jQS40JkXgxy4OOWbIRvSBHygJ7DOTE4fg01GxRuuA9dM+fieqciu3fUA2xFAN0/c9zwV5XLRyDvgskqbk1Gh0fOKieRWffPBC1a9zQKiHtKiXWjDa3kgroax9MT2+tFLVusiviFjbYQxayJf3O+EVd1ffGITrL0S+MEcKsEchp4SKOEcsh15YW6mlWsXvbc+/3tW0M0HvR/1Bx3sUPGyfC2kzzyTK+ShHCihHOShOX2i2s/BHLL9MHOZmntKMxVOJ6EaAePmy6Fv0Z22v3SJ4aTWSRFW18F2VqjFoQuLCQv/a7fW2+T84KmDvtoal+X454RFO/H3qWtbboOHbRucSUoEdZyyGpXMmyKasA07HbcYAxPScJhcf68yGNf9nOFulyz7x9OQ3pMzTt8ucgGTkCxXAtdEtClj6/zx5m8kJywUHf7BH5QfE/yB+ZV/+aHf+Z9/+qV/+qn/+Z2f+bW/+bm/+rO/+w3KHkYBFYieEirBE+DAC8iAHtJe6f0BiUdPUehRmO9xVVe2oYpGU7R0pv80JK6mGyDsobMn0J09d+gMqrO3sCHBgQnt1bPXz167ge3c0KtET97AhQgL+rth5RwQfxcFTvwmEd3FdvZYViS4UCBFmzMh2hy406ZPhg99uryZsiJLlisltnxJ9GbFlDcFwhyYE2ZFnUKDVnzqEl29oUdjUhz61OnNr2i9tpz4suvEil+ZMt1qkSjZunTbxh3Ks+dPrEx3zjXLFKnYrwoPJsTKU2fjoD1DSnXXj7LlduraWa6MWXPnzJYV+3X8EGbPxzYHc4XZ1qrFrq5VU3Q3GCPBm41jw07d9TTknYlBRnRIHKhwg4lhw6bM+2HIvjxrRv8rVadkrKIZH0w5kDn/95chtxqMibkfG2Kd2HT6x749eyDwb7y5oUHTp3D38ffps+5+H038AfhJPOvE89+B6xzYB4EG3gcggAX2F06E/4UT4IL/SfhJgpoUqEkK8sBhDj/neCHON/3UZM86ZNzgD0tRPYZQcmIxhZZYLF20l2l36RQWYs7dJJOQOCq1UFpAIunVkoPJ5ZZYVxmHmT3y0GNOR9u5lBlFmAAxxzkujpeVcc51pqVmDGmWEGeXZQYaZ28yB+dnZM4YFGkfKRacnglNCdqaCqk545ybhTbjYgbl+VdihzKK2mh2LtTddI0iaqmjdjZqU2JKdlqkQ4Y5FCmZvjXpEm1xakYooapa//TnaHdChh1PdBmG1JI3LvRjkSwdB1SlyA33q7CiApUnSJWh4+Z2f2La53Gd0dZmtE62tttqeL2m17CJKjaRrmepdStM4x6GK1BvrVWkUWupVdGRNx36rU1AqpTQUel18g0b7rkH37/y/RdPOPF8okk8ByMcj8IIE8zwwQlDvDDBESssscULRpzwwwsfqAkZ5phDTh8+3CZkPd/U8w+QqSqnY5CS/lTQdOAKl5Rf7L4bpGRZRemTz2OKSuxBP4ELFUVVUtIRRONFNNI5c7h4lZKsnQmcVs2NqR1p3UJW1mqgRVsZtnndlRpOpaHNXay8sWYWW+LW6LJd5LZLdVN77f94V9Wu0bXatUv1Rh3bZ+cklbZ0v5bUvKM+51tWeM6ME6piUx7nnMsKF2tfWEMelG6gm5UX3XuTRZtZh1PVk9/Zqg5V5I5pmimi3F66WNuzMYVRd57fblPM2qUUc1bAmxxRb5LqbhFttDJH1Vf7pvfNev2614c82MsjjiSjYK+KPNyHP4ok8nwvTzfjl98N+dyDP3736JOvyvrgl+8++fJ0r7783Xwvfv7y+AcQzmEOcKyDIZUhyDe6xR6zxO5XQRnSy+6Wo6ggrjFJYYlkFvKyWvHKW3FDiKdy5LISpoVHlqPSRrA0pCH5Y4B8CNNMfCI0mnjmTCCZUqHGJi0eUkv/Tjvck0MeRzuhNYpOzUoWqn6lqmlVCiTZcdzviGZEY40pKMdh2qbqVEQq8olRwyoIUG41QnPJSyzAGtpjWOc3ylmuiau6zKkSyDnSsI0xfCuSkm4lQj2qpTjFadzQqlgcMTZEUIgEDQRF5aeD8JBVcuybtoYiG2xNUFgzE2FE2EXGcMXlMH5ESN3CUkFbQQmNYPHiV2a2yoggJmXTU8++qscef9jDB1comT38Qcte+vKXwAwmLa9gj1yuQ0RgQskC0eEYqCxQgzP5RnsuwhKvhAVcA6kmTbCoQOJ0Jk234QvKeKSnoKxSLAqEkVcMp8DbKPKPKDsIjOzlvDtV6Ury/9jUdEbyJRe5U1VouUo7vjGVZH0OIq/bXDg317XcJM6HbnJb2QYjlKm8hiBQcY12DlcWa33yR3OzVt1utCuPhqtaoksc6JSTLovOqnduy83eEnfNcvrqMThdqOeuA0cnQrSnZJLO4Hxi0dGE7muI+1tsHqqtzFCyOYJTHRsLJ7Oc6nNPacxU7e70Eqe6hiAGhZRQrkOdU0GHmzk93mRkKjzdnS5KBLXmvtDTy13m8goD4aUw98rXvg7zhSGDwyiIWiNklWYg8vACAfkR2HjYMpyYeIMnwKSPeFjJHHyIw2DR4YN4iGhE4HgDJiy4DnDwgQzi0McNyDEHc5yDHi7a5P9F/TEEOJyDsa4lwygmgo6wuEMcig0ZieCwjpL1hRA3MG3IziGEFLSzIE3sTNKWli4SjsQKUfNHZUbCh2R2wwueqIQ5REFcop3pjOC6EUk/SMLF/dGmhAsqfJHlxmc5clCNiqPtNKUoyIzKV0L1DTO1OqltBjIimgIkt64aNySpK1RjRGPtRkVVU/W0co90Y6uiZUerPmpu7MrgB8FlygMLUb4J5qKjDGzfJC4RjPRF1GdmHFGv3oVsSTXhuaTjqHOq95Rhgcl6QWovB78MpBOk15ISAxOHXAS9RzmPevg1TB/4g7N39auWt/xLf/BSHGSghBWAkI6aec1bDNGHF0T/IVzG8oOxcJDHN3jCzzEHlw8hq8Q54iEOLzEWz+aYg4k0GQ9wUAIUN6AHJSqxaH5QwhxjkESvgNINETma0SFz7UkMst03gMPR/GC0nsNkEzfAAdCPNofS4iEVp47mnlgqcJ9eOIcx+wMhm7gB1ICQXDwvekQmeVE4NVqX3snKZEIljUjDthnCzDShCI02WA9LTsE0ZXRwURyuSmcqES/OLjmr0bVTKlJun5Qvx+5wdY4G4km+zMRhRM1ZBTwdhPr0jUFcpGj8Ajl24+6oSc2WJJHKum9yJXXFplVKq3LRjS6qnCn21ewWipEtYWtNAu4aQ+yYFeb85nY5bVpBgPaU/+S5atoWHag7YpmvXtrysQPxAZdnTvP2+GAd9OCHJ+Ix0JjEZVn1RAdwzVEJPsDhBusYQhzOId44V3MkgebDHGAbDyCAI2T0gMOXyBCPIdCDgOcYQlBKK7IPWIEeQFiHBsbwaXNodtpVcvQ5QFGfRI9oDkLQxwLtUWhKzJ1ASifHSXhSh0swFu3xSDSjyXFAGE1rIVXiSD4/ydtd3kAU2dUMdwto2qNX/bKUralBELNt9TaYSecqcTl3opMsCvFZlbuv7JuVpog6K1iHktxjALzVsz5Qc0DJJO3+C/EFa05YpFQKGUMYEdFfCoIznWocf+rGOc2RrI/TWiX96OB5Of/Y9c/nfSAnrG9D3rfFSCx+s/pUKBqbSaSIW+m2DHNO8DfZbk8a0pDVVRFNnlAtP8ZJ8bJtzzEv2cQnr9QP9ZAv6dFLuGRlu1RMNTeBWoYJ/1Bo/FAOB3RsF9VOT3MlfXAbKFJ4eOYF+iARgBUyZJBPBIFzuEUKQ/BYXTIikaYWmnB1fDBm6UARFVFo5uANYkcQYKaC4mAWQ0AKlLBzFAFcfAAOQ4BXY3EbX6EPIGMS+rBKL2QFlEAGJzhnsgIT0+URM2NWmEASybQQyNVaIhOCNkFr/NAR/+BzXSFtZZVxHkZts8Em3yQXzuZSXyht6NYWXAU4BcckfgR/rcFeykf/U9qWR4U4cOT2JAenUL7HUZDRJKRDfI3jOQLGgb6Th+13OYWCYhHBiT2xNuvWbuUGcEp1Y3mIOg2XUPIXbah4RTwhSFk1fHjSHY8YEkcjRjSkNWOlOmNFiVJkcj9zOlTBPOtmEwSlDt8QS9HogHcVc/tAgdjYVzfID3DgBrNhRkvijJIAB5Wwc4JTD1dQWm+4Dnmla/xgQBSRGW7IB0BwgjGBDn1ADlfijQOhjuZggtLEW1cgWVZgIl5xg/i0E/XQD+kwQAVZhOIQB1ZwCeuggDBSHgYRDwREBinwDwPFEiFSQJoggkWCELCWTxUkSuhAa8F2EWWohaTgIjDCEmCG/11vcAWV4Xg6ZC4O1klHtoi+ZUV+oWAAdmFAp0NKpES1hyauB3FqpSI+gYuYJIwEUSlidCwLtokS93yTYhC7Ykqq10eTBn4zAn84lmGVY5TR5SpT8nF3dBsdBTid1CnNh0q4N19Oe</text:p>
      <text:p text:style-name="Standard">Xt18kXBh2C1lyb41UiBlEBlWWPuZ2OSZJaTNBEBSH4DQXrQo22Ux5Pr0hJiKZlxAxeGOC9hwUpBwjJGEmUs53L2sA8PSEzZmJq+tEsX+GkUqTp0mBkwIgKe8I9Y4A7qgDLq0A/foA9A4Fo3QBBQZw5cyBPSRHbg0AfSFIf2IA6gIJJ1QXY7NzY4CZJW8gF1UA++6VpBiBuUsf8Ol0AJ8AhmTchqkrNA/eAPXlBAPIdx3wBY56ABxkVxYGglWDJyYvQ02UUbhDBA5gAHRdhbcfgV8VCbJmgP/yATu7M28jaMClVRp+J+hBhwVfUzaDNtzahw28c6cHM3SmUXPYkjgJMuLRVwZXOW2aKZgtigkTNJ1jZRuOFFWdWXnmhsU9Q8mEMtcfJ8K5ZWCzVDlohjFlZCR+WKHRSjgchV41YVUaVTD6eJeOk4sbOgTfUdwRiVzNSJ28QTRTU8MvITjmM4FoefUXJwLoEvUkY91ROBthRzqvmm/YJLF+gJb1gHweJ9Q+EmvtlPUEgR/2AQH1iP6nBdyYRO7kB2gkX/TGIBZqJgADDwEX1gAHMgWM4TT1RoDqTQB+gQIuu4RTOhZuewZ+iwpyIjkyeHGWG4Tor6NGBCCO0EYZFHXRCRLrRmBbHlDntKj3o3EegEnpUwBvKgDisjLIUZXczGGeeVo+sXNDLaRYZpewmkSJmDJoWJYnlpLCDHTZroOw63YHnSlft1rUaEYFoEL8lHf3FjM2LRlDkkJyp1LdUXRKwSUdd3h3bUitjibafnf/sVfnzJe1pJNHZyLE2EfrRXLLT3eDMWSbvRFpZ0FqCUN0OzTXg6Uvn3YEuxiOCSbZ0kgALYR/cnSsMyEei1kPUwZQ1IS2wqnFcApy7rHhiYnDFi/1E8lQ7rCQ4j+Tpd4YMmmJ43MAeicBKQgZA1GCVqZg4fMJIU0Qe1CQeqoCZBoWZNOATfECKUUA7B+hXRukuKBQ7xkDLiMAaqZgWe0FyQIQ/lkGlv1mhvxlhjhglbgyKSgAr4FIdTwotleA5BiwksoZ/+5Bj1EIZTYio1+kBU2TbtZ26SxIkOBZt1IVWWqJhlwxaHGFK7ga4iNhjtpYoL14cp1VIb1RjypjwY9VRmKkZ6mXvqRnGw4jgY1kMptImVErqneIqmG3CJKKREurtw8xPf8Ri5G6MraovAMTRSKUWtZzJ5YWPVkR2SAys3qhMzUTyNQVYBxhfhMRtU6jqziv+m+qKm/bKyAiFzL/uydZBzYddOG9sSjjSE5OAG0cqU7bAO+riC6tAlUONP6pSPlKBZ9fAmUouzYhEOVxdpraYqavYlYke/5oAK3ZA6C+kO3DUHJ1ERKeCfuOV0BLUOH8AHlYBbbiZc+LCfP0UQ8jAG4slqHMS+g6prMflYtXoSvNpKcUdc7pCgBhZhdHkjOpJ6+NdQ5keU9/W6SKRDftJImPJFutgtUHmLxNpFncg0tHOVXkSWWfnEwZJJ3AdKneQQaXEo3kSvqwivxqqW+FZyUFtH/PaII4qxptdHoAmwXXS8xsdF0JVCLobExKpE7PdTLSN/nUuXoxRvdwoUmtn/oVzMf0pxIyK7f4dcF11MJJIBmhpUl0syV1NGmrZ0V3pVvqnpDxaYAutJnCe4O+YlFgkxhAKMbv2nCWZXj5Z3Dra2TfZwg79ahNp0tPAoEH1wdW8ncuiQAmRgBV67IpdQCQBayai8nTAoTzGhWuAwB4enqd+wDgZACXAQD6PgBnWAPdyMPaPgXPPGExHZhAf0Lguqn2KXVwOUXa4mFjiHzPLQD8NKUdAbjD6KGqzCVNbCgWwzQ2UKl+6miq6IrBg5NiaaVKHoGVvSGl7lrokJOGPcN8wDbel2GlXzotkiM1WEe2pFu1Z1pRXnfrFLrikmpbDiuNw7pLMYvBaGONrU/0xno9EURUkv1bpYbNJCCR1ktRysgxENhby+UTyTw3FqpXur0y1zhDZM6kzPlC/TqLIvF3MI6smfzEuRVZsCDCTskjbbmb74ZRNvQArmAASZ0A5+a0szRHZxIA5qkWZewAeXMJIscYN8UIPn1Q6jEAdyvQ5VayWM9xC86hVD6Amf4FWicUx4ZsBWy0Irp3IwwpskXRlY8JtgkjZQpMrm+Q34W6iK8g19h1qWsceXobAPzSY5GhqOoWCNc5gLG7+HFCjwJsejUmCQIX588pZSnMVWNH5QNKNWzDtf+UHrdUaTll9v1IfooFSljZbQukO5oyJbM20fOlE+7CleaZmDNP9hc4zFdTxEaFmttrfd6yevZzzQfLMb7kV5IbRFUNRK/8eY1w2xyVdk7fKTIQaAs6oUk8I475Xd5BGN+UJla/pyBJFLVu2yIUmcAfqR6XTg/TCQtUkGt6lOK7On6fuel2drAE60qrBKLEEI6zkyPKGOlxAOKrMy0sR3ZB1nzbmeGf7g/XBPWOtzMYMZ4MkPSSt0N6sJYjLS7XG9MaEOV6Br/1iEvnim4IlPEIG/DI4mN6FaOUhmt1EbD8rTPqpTySpwuHvToQsVTIpRnqu7cuEdhhlShHGsGuYyFnc6kPiIuOtulMGibgmhRUWhkIMcdczbtAu99XbAC23Fvz3Fh0v/jFzasEY6bixNpHbx41ij0u7WFFR60RR3vORqh0aFmMjzOsCs5VaEGlvCUHei1KPuUu66vS4qmzExZXRVZXflAyuZ4C6rAaRQCXOAWv9rQ16xmzIhD8cMDhrQD9SCj5/m4vXATy3ZGL1MCQasTkc7MrNRWmJm1j1H2HEtaIQwEJJVCW/XPPrpBa4KhbDEElLrqLFsm9AYTiLEnIf8mBWBc9z5IrmeGcLcXeCuGNeVwoyRNHPQB7w5RTn03DnKlmqeYVdDljL2rJ7xeLOHlFqF28WiulJkfsBCo7Bzl1SsDjrN2v466ASxf/sXyUeyZAn/2mMhuaBIfXqYKg39Kmrc/4wRHbzn+sMEuOc5Tce4XZbJGhrNwtDfrUOAoqMHXdGK6xY+LGT6XXmzI7JGU3pOb7EnFGHlEmQAaC5Phnp3inxk8mRztoAoS41WxhPkK+uf3J+LdQkxGFfjUQdxcJPt0J9sZgAaICSbKrZniNbtTGo8gZCogMuzIbVJOxPWbAnAGXxmfyXrsBKSwNcMHhN7NwRXRw/rkKDyIATm+RBWG/h/PV6wnE31UNk3gJNSBN9Siw/J5JFeIeIEJPmcZnnS/J8BtEryADKVgFoMUc8NRziM0dPqttTSd0FOqqUze6Fd8fsoKh7gMWMFrdDU936wcdrozeWWVELiYdS6bW0MSv9sVgVFg85fxkNvROS6Cs/9EFTxx8e6PzFDK91uBUdu/Az8RO242U86FkUXLSordwl+no4QaVXRhAEQ7tDZa2fPnjqDAw3aU6hQYEKI9h72YwjxoUKEFQdudGeQosSB7dAV9Gjv40iCGb/VQ/eNDTE2ndj8o1mT5hUfOHXus9nT50+gQYUODWpvExBRlShVElXOi5cx9OaYO3fDn0FJZMxRMlduSLgbZKaK8qLPoDp/N6ycA3K1X0d768CZgyOuXUZ0+ryYM9DnoL0+H/hYmXMOzpBPQC5R4ufpRk507vppomeO3zkv8dbdqHx5iEd5cCiB86IpHpC5VoToq2fP35D/c/zMkV63Gc4cUVYHsmRZsfc3cXAsU4VDhgycc+ZmWxXprl0mIMnPWfFEJt7pueboyftGcCFCdXfFS3YePjx5iuPftis//m7FjgjjS/wrkDe61t312+t+n6X9yPAD6T+Q5hOoowP/Ag8k+DayKLL66gsQooYqKpBBDOWD8EAIF9QwwQ9BKqg//krcjzd7UOyOw9Zak4+9t9ZrzyQaKbKRoJFGQq89HmF0bsf0ylvIQYYKutHGHAsyEscRUxTQP/wCRHFBECVEsEMrA6ySwwPX0zFGIcOUEcsP2dtwvfPABFMkNpNM0kn/aMyvRJaaU5DBKAUSCco564yyzxxdhFPO/yibPDHQAPe8szsNBR2oO/xWkqmTb74BCqd9KvLBHqI69fRTTzkdqA96+DCnEn4YY0w2cIa4Sp1/9NFKqUqUswwzfdDp55t20prKKoko+kYTwcgQR7ISCdnrA01EissASuLwIrlUzTGVFGBzNGidymyt1dpWr1ppFNFMtZUfPryQZKN60joHn3OrDbee7gzqDyODghtOOX765adVH9yB1DW15iAjDiu2Uq4SPuAIJyGBbrTQQiIrxIvChTQiCNkjmaSRYo0Vmlihjz7WtkYa2UQ5PZTY/NFGHllesmP3yBMvPDfFGym8lHNGKT2UVZZ5oIsrjsjBhlR2kCJ0RA7Zyv8I5cNTY5ArFJlojdQj784EDUTHw7+eHtk7B9tcUsmfV/ZYaLUl5ujqipzVdiO22yxy7qPHDjFEIiGmusGgdy5ooLfGDvmhpy/CEWIiEYcbrpAUt/vNkHhmiF7+vpl0pp9y8uEqnUAVfXTR/flnIULiiYNa5eag5wZx+BPPtXVQSU450uRZqJ5/3PEnuqr8kdseTQxgx9iCMsIECD76QqifwCoZY5R1kKsVs9ghFu+bdIaYiys+LgHCrLPsuUIeMm6/DI54Xj2rnn6yOsdc7W4gJHOG6mX3ZH/iQY7+S7xBH5aqF0uWV5gbYOEG4DDVv8bHu+4UhEUmotOf6IQjPv3/SUAIGUiVwHavPlUwTivKU55K1DUsoXA+HNRIRyp0Jyph6WlXuxLkXAjDC4HtQ1qSUGv2JKBDzYlEU/rLfX50MyRyzGMdg5mPkGieJK7JJFvr29Bmtra0KQqEGvzPkzaUJS5tiIdg81oN3ZMS94DHTC9boZXecyAnpqk9PJNZz1RUImFRsDsUaU2Vyteay+mxggW5Y2v4aMI9wglRQqTRvQJJIIT08S8DQwikWOISmRCjE0BxDU7s4TnShVKURflGB/vBtKNBqUif5E/T/jEwwlERjgiqR0bUwTKDuKMj7CEeOcwRh9j9gyU0iQgq8zay3vTjUce0l0muECUCligi/0OaU/k0YqlXMkSXGcMZwaYDhCuoI5oTgpSeFvdCpyFtQmNDmsvqeDZ0YsxoS4tbRU5yRSaq7YnuRM/aemakHe0zZziD0RINekW2uS1sE6uaPFfpLIohDWP02WEbLwYyjFINawnx0Vt4aFEc8o2ZIkMl4dr2z6AFzmxpM+ZGWKixwZ1zlUDDZc9mONEYzkejYYPbX+iWMoISbXhw66BEK/LSkkBIZIijGguFqjFc6upjPHOWZL4hsM1t8idX8dwzeTJKsII1YLyylzArldR/zGQlEJomRNbKm34AUm7Omh2H8tebkWgCHJUgwyik+Rt6CSxYRbpoKUvUjpXwB34Jof9X74zJtHoAkiH9yCb+BnY5lKw1l/aC38DK2SsgIPCZE4sgHe8EqPsE0TtbbJGA7ArGInLRgoxEEYG62McSbkmMXsuYQ4xWUS2ts28WQmEu8eVBqOW0h4WSbZz4dEIpzdaLLcJjSoGmMtWCkIKM/CFTW5ajd2bRoPthrQmJGCIuJRdqXXNjQKe4JjXKZ0wg3Zp82djRGeVziIUSIX+NOCEsUSSSQLzgIVtbJ0EiRIuEqi1K5pS8CiZoRSK6E0UEhthKaY5zPtGJ59Dhg7CGWJRYe2G9TBu3rzFoPxjdiCnt+lMLx5RR8ZjLGCShsd5QbI0l+ZgNJXpRoapEIw45C0n/FLIfEqPRqAJisjfnYJXCefQ92rzbUNv6250mrWVBNRuLHTokjKHyniTzTh1p9iWbEbRHOUsZUNmDX52ZjaCmvVFC22zmaTrub0bTMUqIKk8HATe9L5VoPPs2ITaZh2s55FpwE2S1aZq0bG+qM0rrzNKTHnqh7bQnhepGI5OeRGwUqyFPGeIgPYuM0ExSIi/9nDelTjTVhKWQ4pCmOJ8auSRjfs/PXAg/gWGSDdj0ief20TSciFjZootgZNDEWCrzTMGEcmuE35PjID37edqEaDvCMZc4jKIjjGpmiei2s2iLJEbNdI5JkZVjO6VEyaDW00V92OR3O/uGhAXtN/2R/2MBBbJwUitvbQc5XQpWqag1bO4Fydtw+wwIQiQc9IUeLTanNqjUYLspRy5EZazp1kAhnaQim9Tg525xPhkspJNUZmeWjTBFgrxjBCVUkpXmnEmUZrAi4xRxArUxjEInE0XbqyaO2Yw8keElFCuuRhClEb/rrqN2Denz6kLphlcK5IAB9UMogX3m9aLggh+sQUVV8oQSRxy5u66fTMbkUl3dlOmWfXeiNEfXUzw3hN/zUkdCBKIfISHVLHyQqnq0D+SQnirq+ZFuBj1yqLyh/t44VXnP2SMuFJKdFty0G+Z42o2U5kF8FbyF6A+v/+Rzx+mzZNYXtMvsnKjhICLmhf/c884nhW9H0dhPndM0oHLMuZovDU98GjRvGd8prHH+QjBD2uhUKhBbs3zMipn2jbtN4aKpn/Ge/pSex4+9Qa3oMU1bk2pzrVDwOfrqQk8zhrDGtYVWvXk5s1+ekJP/l7tpTUjLCL/ptKw5mYIyiNkhHN6ICQbkpH2AjIXAOwkMim6CIgVzrb+YKwqykP2IL8S7G+paEYnpprwCh2jxqy7Sk6LauV5zOR2BNpNSIxQzrimawQxMMoFzEsxylgU5Kmf5nTmwAnDqB7zIMYo7kzTTGjRJNCVkuK0bo32ao6kDkvpaI49aOqLbODADGSBTL45rvoXDEMQZOkdLIR4iL5f/6y/U4iLoApDUmrmaUymey6MDI7A4RBFtShRMQz6fQRuVuUMCU7sUZDTkIqMxUpAppLok9MA0M7qoMyOliyJkaZNCChSfy6z+ykPEGbBxGyQRqi4S2Q8LYy6ZMxQM2qALWhBKaqXyYZTOmhTN4aSr4Kpkm0BbtInCwbJQKzkBxCyAW5xV4qH4k0GmE4jFMwcbI7M3So8Q4bvyQZRAmkRtusIbmQgWQbdJVLQVxDdKcw5u852CsYrOqraZArUtnKfNCj8WnKIuM6aGqr10yhob5LUsYjOkO6MlbLd2LLP3uq80YcE5e7nvQr42g6gAdD4v67OYcj4sU6GPij/X07ET/yPDitNCsEFHHYsII8G0SgsvhIK/LYSPnYopUeM5pXGTUeNCDJGoWcvD3tKelJlEMqsQW7O/6PuOYNw3jcm4VTPINkM8lBiskjkrl4AJmZi7DkOHK7hFpuwdNPOSN9MQYAS7CrkXHmG6JAkoacTKipALulCF7eMxDpKz1co839hJoETADnGZtLk9ACQkS9wNlOhBZ9MId8mNqxCmgOs6ippCOEu6KDxETawPpFtCp9unw4Qj+0K8MnK06nMo0Euc3Vq0+Au0CNlGijTD+Igu1MKgC2K5/lo5NjyRg0Mo1mMkq0M4t5s4lDqb8iM/RYnD/XDDFMvC6itE+njEwuwnGf/RtqYbj0OEurVcxHt0syQUHOJ7L+LDGhZaTDlixqicnd0MEqz8S+jMxpsJlvpKyy5Jt0fBqpioFKCYRR9QSh8Asaa0RXcEuU4jEHJzEBLxsqpaSY3pTqbjmZYQppIgNzUTI5cMCc9cJgSTy4lgnPJxQxHBRo+Ty/JRkm6aEUDqQMaKkirjMwv1qT1DKIKyqStjyHNMiJA4t2BUKfP7Pa1hQuCzxxq5ryRcmUn0RpryDpgDRtgDv9aTvppSx8RptKHLKEgrNIAqKeTKTBW6E6PCKHfsshklyJwbrp7CUE4zKcFT0SpLSJXsQirbqV68NeFbEkmDiKIZEj0D07uZGrT/tMk+GxIv1UdTopFK4g1KacCfcA06VUp0SE9bFEHeDBMyWyU83B+tq0uY6U0lSktuo4lbYpAlUdSs5KcUm8aIOI8Q7aP1QCOTsaf5oERqY66LaLejqgjy+iEOLJDoXETfO1FFk5pOtZLes8AmvMfz+Ls1skIEgS2pCVOabMiim4/K9Bud8qmi0yFGa7l7ObknUUMLOkLQVK3jG8ieQ0OUc5KLQxE+/DQr4jmUS1aJG0R12NUyBCn7kkQ12Zh8vE/EU7QyYswCgdUoYhKng8pYhaJ+XMLyaU7tlAj3QE4k+j0pKhzAPEx2pKOr3JG1pDJkCZvkQSx1CE+52yo6xQl0/7A7PMW7MsWXEG0StSO0+4i0Re3Bv5FB7WwOVYMwNVLQTk2aw5ISaZpLh7JX7ZJSqdnG1iiqBLSZS0VTAhtRiKyYMUVZJJE9lLwpw3lSIJ3BuWlSofE1GVGPjcnXfawzpSPUdgTMN3la9PNQUxNa6WvLhNRVcJ2aeJohP9QzQ2xMkbu5UUNZeYxRj9Sn74JMvRnJPiUz8msapbnJnpJKydRSsRFUcjUZK2OqWqvRMl21t2khiVpIymHTDyQ3osyko/yJpPykpZxYvCOhB5NWDO02Daq2/4qPmaFCoKnLsqkuk4qpAgUoBzUTa4opdMMZmTsk1y2yTqRETJTLmMJPTf/Mx5ijGBeRxDianeDdzovbkhMdPnFFXixcRgT5O4uzOOF6GvCDXi3sVebE0CdML4eMODTcIrOTrhAiItrszK8Tr+uyxOxyuNvERATDM5qxNI9JzUCdk4pitO+z3+Ml1EqVWg+Uoy/ykDW6T1RFoqzkXXKNmQP2PbQVzuOEkXc1UXldxgQGvn9Mo3NturSUrzTlFWGjlLnbB52IWMvFu/873DchNwIRmfhEWaXhurGxzzn61O1MJNy6GKdCsFICkI4QNRbbRJM7nFgTQNGbuUcKSpB5sY0N2yOF0pCZWp3r1ZGKtIzSv5Np1nyKQng91T70NSeKWn4sqHWr1qqFvbz/uSFNQ8e+i8eQYUkc6lE1Rsc6ArAD1Uww0kw5TluZWkdl+kj3K0m4tcyiBVAt28eHutAjjl7EPSbDLbIVHd2bXaemgscCZWJVi9QwA7PRhdFcApNgqaV+YFit8gk69RyDGOG7e49iNaGXYr85abE5Gbo6e85C9VRocxvUlUcCPkCm+ojEi5kZaRKIWtdf/hJnXLdYIhJX5bLSk0vZvESx064dGkz7WlpZNswmnDoGplVHnEy6/FBcC7nuu7heVbiFKtssqUPUdME1bGarLDloRTg/EeMlWdaE6yEGm0MSvVa2oS07ZE1unb7nvVXCZKM1iUSqIj7FvGDblNRZ4l0E/17dFp3OeZ0RGUJE0LXZJJJOU31BgVXCgA1SIbFARGTOYM4RwdKwOJVFiKVTU142susgjpKTEuFEHGsyNquqO65kyXAxpqlVSb06CaUhjGBCAFbiev3UROLh4DIuOyFQTISlB9Gpzu1aMAtTkBEaTbabiMK+6yNjwCVAqWrWl/voBy7VPm5kFqW6FQ3S3bOzPZPiWAPDDm0zjBxGW725us49lAEcjQtnOt4bM0XjoarWk1JS6fOyhvjmMr3UPXy1qNLao14ynaxk+sPqG/lSl2qo6E3swn1HntxCn1xUmdROj5IddaiHlwhPTqI7EW5pEdPXlriQdiKzjfUNO5bJUv9V68GiWZQ8XAuxZkuNa5bpxO51UYOcoERiwg5iy8W5GDirx5lNvUHRrv04uenWXLzQ3vz1Zakz6OC1L31T1/oFruub3u2taIiEmiT7WoJDVtoivVC87gyaoGyNVj8UL00lzUOpElH0RLFW0bpBX6wjkUhqw0PETQB+V1N1VR3Rmnv1X5+2aIt26HG9zjV5SgoO3uuF6Sr8ZVfFzoDCxmyTQn6daH1z3grcbWgTJ8TKqrnzhw+7glJ27RDTn4yJOQLrRMENPDyb450CXaF6QS6RvUbUqE7lp7BR6qh+vUFx5O5j0EQpIs9EKjv2RTSOZOutMu0zxyy/8q5+P7UcUbH/jj3u/legFUjLjlreZLVsy2dznKgl26idFVqbOux46laRE8aXhJs6IjVLpi/uy3MzHtqKLcfkQ3N+pD2qBlswx5sa4bnT9WqazNpERifFZuQ21z1klmJK9zjMc1JcS7W9y+SOTUCC0I/wjFxRnkWGyAkaDzE9IdiWxD0kA1VCVGtrViKmY/JL+8+4UXDo3EbS494mB8j6VNmkZV0vScvILGAlujTJ2o3tmi721VYi0kQt</text:p>
      <text:p text:style-name="Standard">KWiHHmBfbtVZfZEuETpClGNI27e36dHXCttGe8aogd73ju8Gs27W+swcZ80gaq6Wib20Sbm1axQLyqOkxiI+1qeeA80CF5SKDNaBTt5t/w9IWWfegctNJFz4BQdjspY9BeenccUSko6vOKvmif74D9TfF/34Nwv3iE9xy4kugWkJmShKWXzY1n71URIwmLJ21rS11qpQn7w4jHmRjQCTFBrxFly+70DyTrP0LIHL9sX2K4EwaWdmNzVTgb4YR4I930LI9tvykjFqqr7Rl2Q/Kc33fOpSKUy6C1eS8ntV4HMzYj4zK4tIy+zbdxw/uH5JmzRnqcTIPX7zB4lqhQdsQfvRvJGbXSQ/xKd72uPZYxq83ko+eoTbP4fILf17jNJHdvwYzR9AozF34gpRSv5UVBsyGt3r0T4xxeKP1Fb1nmBtV6f5UWq21uK/CtG9av9SCEjC1wrGcOmcRv5jm5pEzDd7L3a3IK9jrtlDKg3hww9Udj3D7fxqs1oX0LEzuYarxDlGedHl7mRORCo0VzGhSNjC+sm+TR4F+6NmoTFUeHQmsPgmEbNT33dGePdXJOpexwBfMJWrvnSmw8YGiHb2+tlrh04gQYIGBS4caO+bvXro6kWc+LCiO4sS3dnLyNGjPXUhO6LjKNJdP3ft1LVD6TIlTJUsZa5cyHJmypIpQ9YUebLkyJskX9KkeRNhwZk9ERKFmbRlyprogtqb6nMlT3VRD+J0udDrUa4dFYJtaRPqQJUyx641aXAkSrgTp3771o9Np054//Hty9fHFR///uxdsefDL+LEihczbuy4ccmpVasapAhRIkWREEVKnivRnsO3U0d7HA26s9vTNUtz5Ao1I+jJk0lLZplWoGnRp00OnVvZ90GQPitWzWiQo8DLtUnOFi67quXTVTvvli15NnadDhPGvk49O/bn361bf+twqnnuCw+GPui6q9TXTtc3VH+0aVyFaRWydM/wvHjSdRdgZOCZJqBp6LF34HcN8sZaZCBd9xx3BIFXnIAnUfUTbxxu2JGB5C04mXr+sVdfQQ0KKGJ4GFKnIGUHlogUaPqFl2B3pbVY4HicgWcbWfqhRx5sDqrInIU+vshRc9nptl1xNPo32TeW6dVJXYsF/xYYOoAd9hiYYYoppkTytXZjiqD9RlFnG5W02lYM3RdncTlNhhREApoZ1UtPWQWaSBRtdBFEKOIG6IBFooheXG/+OVpN29GUYmUPWdTmRZj5RmhFmkZXplwfxTRqUVF1ZepS+Jk1E1tvnrTTcB8B5SGaoBUpnYfOiSTdgZN1GJuPsoLkqUXKQXQspxAR9GmxnGLW6ayZetYssspSyp5+3BE7qIbKCWoRQcjOSCmUKCpk4rfMPhuoRRD+OtxVR81J1GpL9fdaTx1hRRSI8LbqEZ+oGoXUqvI9depTpWLoY7w89ZlqnPKi1RJPt5XlmkrvtfSmS3C9dVWHAmnlzjd4mf+8mD3+ADaaP2O6/DLMBL34KafswjbZs0OqqCOvxWlH2Vq76uQSOgy2GGyF09UYW6gjIbtmcDsNO9JUbF60LFA+n6n1ilVfiqCtE45HHWyLBgg2eQO+2HV2MqcJYLZQzqiUvAkVRZ+JDGEccJ8VxiVV0ir2KraAt44N9nXcpb24ZLr2JuuNZq891c2UR/ihh7ECJWGtuVEXd9wNmXc44TuGvSLcTOfdHmUOXYhjtGuPNOBkQoeXMVM0Ali76tLdnF1G7lF9NK9bwwjpeX8jT1Cg30zUCTF4fYPyYNUbBjP22TfGrqAs3ok8sqZtROp8GnvFnsOmhft2cKnC+Xdc/er/SzRKQELp3dblCe8fbDtZTum9oqa8al3ENAQs07S25RmHcIste8JPTOyFr1Kpyi0A88i+IhStB+HoObYjzVBCBRSj4Q8uvMMQSJD1rMskS1rRWZ+6FqjCucgqhivklHrIlbToQARCPOzU1aSFlHMRDFvtGSIDNdKsb2VEU6x5XLTmBbH64Uti96obBt0ilMyxJShVdF9+9lMWMUZQjAX7E8Oyoi+lcAVVV6yXbTamktsgLIICxEpXIvQWDA4nRRPpR8n0UjIteWkqgdEeIhP5j9FRyYU0vIjtpMU4YIFoZ9pBD6sQ1bHBoYlhkmOfc36INU/BJSetOU4SRTa7zR1o/1dpa1aAPng21KgPQB2cZc8EdyHrjMg86QmNDst1qofBZ3UzUlVYhjjHOI3odabroCxJ+Mr7OXNwHdKgsHoVNwJZh0nLeVcINfcryIWoaK27ThHN9bZp6tI7OULd/p40LgsZ8Ujh0ZA7fcYiV+LIfhMjEfDUVh0Dle1RPZsd7xJ0qKXt8VxLG1SVHiI9LC3GH+jwR2AMcwVFchRmVjxo4mJTqTyNxobAWRMOfWWnqfQjgHQ0U8Hyk7EN5et8DengrbDzS1h9rHb1wV37bHPAr0GHUyi94Q0rNSivMJV8ZWnqwOBTQVf9C1Yk8ReHjIYrsGnIcb+rlXMMWhp1QeuH3v8y6hKdBcQZ8uZZpGShuMilzuRAkireUuKz1mctIgaTrzNyz1uBmBloZfVBQ5Hgfd4HRwlqjFVC4Rc4Z7I5UiFWmeQryN2ApKqF8c6x+DJfxGJqk4p9UbNxKoqr8DgWRAkFUiVxXj0EuRfFpEyj6DhkR3MbJnrGhk/vGxqPikrSzvEGpGqh56ooeaYOwq6Sq9Xd0nxFEqQCNlOQ3FeMQAOqz4TQcoZ7DnlyJptITm68PXNbc/PJTjSVl1eiea9qgBm6E1EwKmRcptwKIqmWmuViovvbvdAmTZCqznjc9J5DTXchxxU2pA0hsDsr9zjMhVOEnBMwQD2HRLx1zpm7bJz/O1naW9XRh3UmEiiBips2JXXzcAG2r9vcllCwfReEC/pudUzz3SchRTvmiY5xvtGOkkVPL9RLWZcuqtslO2YzrxkNjnYakQKehmZnPZdbv2aVjZEojHCd8l2/9RvWjmWLgGOngb0z2rU8Kj6uORF8rKgbJUItsJqqswOh+kCnCsy3UrwPVdUC3MiKUJf87KwJNSfQBGUTUT5ToJ2pVVbAyrCFWXYTR8Jc6RceUa7s2YxcAqtpuoJqnn0NJlK25UiOrMuE7losU98XQbotBbRazIpqndOxV+k5sdiil2kHdl+ndNdjJ4ETZt34lcUGx1GLvRcxk5tHDP6pUfFVRz20/4KXK1W0thn9EpPDjRhbJmw1gQ4uENvr3c50Bl93YhXlqsnNXUVKcd+rDlmtJepKvtciqEQhiHMqO6Ao54Tq7RHb0vth2h2JuQT+pYhjJLoTlauCdgvYqe0jQZv6540YRnGvLkTehKOpx2djURQpvKu4abXlOe3qBlOuaw16jzqMxJvZ5D3JD3tTf0trd6eRu7vmNqdANzLwCWnsN+6IuJWvS/PperrgCcnyUCLe43qaaBGRAPIhVxokbatnyJaJu+x86WFdnfQ9vUXHgM6aVkO+zGKhdNluD6xsUpoUr31tJUSnG/i+sLvlN5+Ff7KeFG8vglJNc5rxgsXrpCNt1v+1lrWUF0xfNt01vBA71zRcbDR4yRYtDEFn06bnYaULtURJ25AqkE6g4k9kxIn/6oeXXuCygtiPvBnRr/kd6ZRVrRmMTPjYwK7sMGf92Wd3EbWRlWNq47yU0Cilb0+9uMJGf1g+1puCZ5GYWDTL7Frby2G5lhmTeCuWKgWSDcToBCG/3SWzm53ranrprf2FqeEKuLgyArN0xESOHRh5cAayCcmI4czpVVeYZdh+nU4IAZyH/UR0rFIu5RKTTJLC3VI+DRzKdcd6RFcvrQ7OWcxl8U06lcveQJAO4Y6PYFjD9c47lRfR1ZJ54BKCgJOulBgnaZWvOB0HjZPMsRLUrc3/nM2Vw7FNh6EcjrnO/kjc7CEPI9nT6EHTonUeduDOfqSJ8GyVJcHTKbkIBmahO/FY8vxGphHHQ0hEXXwDt4WdlxTGRtGfuBEEhMzGL5WYeAnX21EEljXLrfBJu0EbZW0WVmTIYZnZCzLhJHkW5wAYfQSQYuEENYnYWX3Zs9RZAkHepUVe6glWH9bV5UkW/RDh5hRbyI0QdogTNl2gB1GF5QjE603eDI0a7LHQ7TERwbWQ4+WQOgHcDV3ipNGV6pUYEfVexkWedUHUlMXKUCgfBMWa9F0fZpWfmXXME/FahPhZaf2U8pmRTUEV+vHI5dGLGSXTMH2Fsx2fCR4M35XiEUxJBm/FxU3EFhuUzPT0RUAAACH5BAUEAP8ALCwAAADFBM4Eh4aGhJpSPFReZxoaHJeXlycuPUJCRCYrL6J4cDk5PdSzvCk1QkAwLmpqbDMlJnp6fHBFLZ6enEtCOtLS1EVGRk4uPFpaXGM2Kr+yrj8vJGBiZb54UbnG1G9ubIuXobC+yDk+PC86TEA3M8S+ujcsKTIyM15eXD4+PKKipJKSlEpKTBITJCslJDlAR0RAOktGRaeGcS81PSomLIKChE1QVSIuPkYlJI6OjFJPS6u0vyo5TIqKjCozNHZ2dDIsKryEa1tKRy86QkcvMkg6PH5+fF5sfHJydC4zNLKzszcyMKWak7e+wy0qJC4+TERPVE5OS4JjVYGNnGZmZCIlLko6NHZVXEJKVCo+SmhYVbSrp21gW8nJyKZiRDI+TCYqJDNNWSouMaa9xF1rczYyXJuOi1ZqjEA5PIBubqmPlB4nKHScriIyNGdzfpentrGZn1tPSEY2MDo3NHWDj1JOVK6urKKuvC8+RE5STMCirWRfWzg3LF12lCMeInNlZSJJXjYyPKqqpHF7iCYiLR4eLKKdn6imrGSElJWdqIZ+dC4qLH1za1RVXiYlPKukoH+DjTZWbJWIhXV6eod5dKGnr5qenH6MklJqdJqorDIrHE85No2KhKarrlxRVGZiZTBCTRoeHTY6TKKmpHVybERKPKqur25ufJKXl6aiox4iIqKutFtaZJaWjOZqrMLEnGzILCxCYH5mpLzEdEpAfMjoOHRMoHR8ILaYLH52kOi27OiodCo2EGaCUBocCJqKqO58LHQeyH66qMi6LMgqzGys6H6exMSOrOiOyCTIgJqKwDhmYH6sbOjItCgoDHRm3FqslGZMfB4gFCwsyE5mRB5KFEJ0HBZ0WCx02GBuUGzkrFBSNAxKXEKCYEoyWCgKLKLouMSqlDYeDK5q2KKawCYmHKqqtEY6NCYmNCImHEY6LCImJC4uNC4uLCYiHCIiJCYiJFZWVFJSVDY2NCoqLKampFZSVB4eJKamnCYmJCoqNCIiHCYmLB4eHDY6NKqqrFJWVAAAAAj/AP8JHEiwoMGDCBMqXMiwocOHECNKnEixosWLGDNq3MixY8d7//aF9EiypMmTKFOqXMmypcuK9UaCfEmzps2bOHPq3Mmzp8+fQINybPdvwL+YQpMqXcq0qVONIkXOfEq1qtWrWLNq3cq160CQUb2KHUu2bNOYRqeaXcu2rdu3cOPKLUjUKNK5ePPqbRuW6N6/gAMLHkx4Yrt7h9UePJyYMeLHjiNDniy5MmXKfkPu21xvs+fOnveB/hxadOnRnE+rDo3aNOvVpF/Ljk079WzbtV3nbs0bNu7fuoH3vh28+PDdvo0nPy58uXPizJVDf458uvXq2JuzHtjO8mXL4L+L/w9Pfrz58ujPq0/Pfr379vDfy48f2XLh+/j3RrZ6T193+vMFCOCAAhZI4IEGJojgggo2yOCDDkYIX3f3KJbfhUodtk4C8XDoYYcgfqjOZBiWaCJZJC5UYYX6rLhiiy7292KMMLJo440z5ghjeRL2COGPPgYJ5JBCFknkkUYmKZmMNTaZ45MyRikljlE66WKNVUI5JYxWQsmlllh+SeWWOGJJppRmhlkmjVeu2aaOYL7ZJZViTnnmnCC1s2E8IPbJYZ/xrLPfiYQWetWgCrXopKI2dsloozGiKSmbiUVaYaWWZqrpppx26umnoIYq6qiklmrqqaimquqqrLbq6qkUav/55KN2romnrbJKequuuS7a64y7+jomrsPyWqywtRqbLLJmErsssDKuw+eHfk7LpzyIGqrttkIh9k+FVqXjjrj//YcZYxSaq2667KLrLmLtwvvuuvPGS6+8+N6rr7381utvvv0C/O++AwdMsMAIH6ywwQwX7HDCDUP88MITR0yxxAk/5i23HNOkzp/WVguioP91bPLJN3X3bWZPOZaOi941prHMMk82880203zpzjU7dnPPOPus888758xz0UIfTfTSQzettNNGR5201EFXDfTVSFudNdZMP+011VxDPfXYWncN9tZom510tii37ZG01P4p97SCPub23XiT1E4+31r/yFRk7qQ7XmXgEf6d4YhDVjhmhzOeOLqN1xe54pND/ji8lWN+ueCSd+445Zsv7vnomn9uuemlk8456KyrLnrrsK9++uyxp5f37RipY+3cIpOsMu7AB/+QyhtTJZm4yI+rfPLML+9889A/L3301E9vffXYX6999txv73334H8vfvjkj29++eifr3767K+vPcvCx6/QnnyKPDfJxcuvv/Dd5UOU30xxX/sGKMACEvCABkwgAheowAYy8IEOjOACAbg//e3pQ7yTG7b8JxDIVPCDbvsP3yiYISWZEEkoPKEKU8jCFbqwhTCkDAhnSD+Q8a5+2PqdB2fIQ27trR0xIWFS/2JIxBcasYhIPKISk8hECfWwghcM2dwSUIIEyMN/ftnhE7doov797yoQDKMExyjGMpLxjGZMIxrXqMYwclF+upOiHPkkKA7+wzFvzGN+RPitq7Dxj20EpCADSchBGrKQiByjHoMXxRCFDEQ5xKIWF0nJv3SHD6joo1WayMklerKToPykKEP5oErerob1E1mHrliPH07SlLCMyw9HeKhR2pKUt8wlLnepyxXG8m7qiMMU5xiPDaorf79M5lq8qMmq8PKZvYSmNKNJzWmCR5koQ6UjqyWoemARj9gMJ1n+IxU/JvKch0wnOtepznay853iE2fH6AcoP5Vglf775mHkyf/PrjBTiEKxZjUHKtCCEvSgMOznthoZt5Bhax/9g5dCJ3qo/jWTKvDMqDs3qtGOcvSjHiUfRQulzYZO64rlYsxIV9qUHwaxlgaNKUJnKtOa0vQ8LDURKm34yIf+cG8AzalQaVIuWloFpIGLoSDgNYV2iEtJ+tCHO5aamCkgNaRXzWr77jHVpo7rZfQRRDv8w9XUfScdLWrHuFDh1AIO9UK6A9k25xZJdr31rjpBHgeDCpROOoABQiCBDJTajiNQ4A4uKEE+lMQDCsDDBT5Ih2RvatPKGskdJaAADSRwhHyg7x7Mo9D3uBq4ow0Ir/fZaf3kdk8r+q+V6UKtbInKR77//oST+iBBBSrAALGe0B0VOoIT7iABTIAWje2IgWOLK9nFWva5lI1QOgo7XOaqLzJTiAFk1XMPQcTgBHpQa4NmO5hGzjWVdfzpPsnL3pS466ItW2I7SCAEITBgsCtMh3BxIIEkcNWM7eBBdX3ADtlFF7oIno9+ncBf/yooBjTYbAnQo9w7vIAEBoZPewGjWjlyyKfdGcfvNkzijuzNHXs1pyD1IY8WAVcGMIaxO6QXuHSkoa0HfEwMGCwBHxy3jPcw7GZJcA7gJvjIBxbQAjRb3ATGwAo0aHDqDpMO7zqBBiror/8UVGK90DODqXStepHZ5TJTZFwWta1PCpnb+gK2/wL1FUIFbIBfl8mAATagqoTSoVx/9LfIadwxcRVr5CQj+dDrES5xk8COAyo3yhIgwdFell3NLvplBzTzXBjq4Xuuo5XeBKemRx2R7kz3i5tU4T10O2c8z3m3JJBq8g7jADjbgKwLIuuO+evjFCpay4VGtLANfZl0LHmzxjVghXYM6V5DhgWP3mxky4ogUsMljvaTIkr1qWZrj7o7KEa1M1UoAwcIwQZ/sIGb68sIFkiv1vV1AK4TNF0+W0HKKOQzk5OQD636G6sAF19Tf81oApr60cQlQfKmcGxeFxm0C/K2W6IIZvSGmkJ2lLjGDZLJAqMiH2ztz4ynUiOr3oMP7v/4Cmh/rI90sISN7Sg3CRxgA0bYwAF/oLnNz00CBjhABiwArQzUvdvA+kAG4ZvCFO4xhbTOWK2G9bNx5fXUdiydBVK1OtPdkXW1Sha4+hArul72a0K7w+RJFQQLDlNjrqJrxu5gq2S/vvSRV0h7VrWqWoE7henWmOuAn7HJx3r3vourtGKt8dcD9/SmtkOsi5XsjpiKY8SQy+um3vvTj5kOr/a9He7muiDI1R+1yuDpLFLrFPjg7nuEHNy4xrU7UL73w4z+7FPtj3/ScPjSWXXGWRc8cCvUVMkKmL/GfZC958BfEvhPH42FtMLbyqCNr4We2fZQDiFqLut7XyDkQkX/PVBxjpYnJuUdFLnyuDqQqFp++N22CAvNDWcG1N8GcC76m4Ug75ang9W7VXTy9j3pcA5TkFk0AA848AQGQAILwGMlIGKW1w5g0AKapYBPoAIuwASb93SBcwBBQAFPQANPUIKQBVyCFmkPlw7RR1wkI1kHkABWAA80wHwSkAhodWpTkAAkmAQH0AIkiAN6MFpOBYKahQNI+AQ9NmPTdQ9GSAN3EGVKSAJf1VY8AIT99YNPkIQnwAQt8oMRRoKR9l/Ax4M4EAeCoA6aFWXN91//JXnqYIHwwHwZKAJMkAZM2A4FdgCPpoAkuIGWB1pTAAYGEGVzMAdPEAfwAj3eVYM9/3YOk3UY+QCGiagPCaACOCACMqBc8AAPT/ACSWB1fKhZJZiJiSBe43IEVpBwEoKCpAhZ7XBs8NBfL/MYCPR9ZEFx9nNPxYRFW7ZeuKhxScUHNWAJApAEQUdlAyEIYJAAJ9BrLzMQNvYxesAEZcUSKZQO9McA9mdf3Shn52Z/FfBz/wGAATiO80YeYEiCI4iEKnACPOZs7QCCCTiHT6CAC9hfBXZqnfdkIxhlAPkESTBjQqZloPWDTuAPL1ACzIAKFVIApIiPJfgEDBB66VADfxBlBiCCcxBlQ5g9tidoCtiJ+MhvgcNwR2iIc0iCIuBuktUONfAFxHUChzUHd3AH+f9YAkKGA2xIggxQYPeQD1MAClGWADxYj/TQiU/QksozLjuoAv5Ag3fQjn4WiraIcJ7Yicj3daiwg07QkVvIfLyGY4wnLtGHAxmQL/cgaC6ACeZAlE9gBgZwiPVYggwgD0BoiAs4B5DlWeNybMXlI8lViPxlBkcYaWBFehEXjF6hTarEIZ+mT8DImNbmeDWwB0hABC5gBusAdgPBAwZgAC/QgFGVGVMQghRAAXYIXNh4WSzmALAZm+UWmzbHCLF5dPcgAySAf3IWgD8nPuuIAxSQADGwkVCIiX/mP4LAgyUoASfQIYXIhvxGd7vmiS7AD0mQABsZiukQBNVFaOsoAeH/tXruAAak+ARDEA8WKJ1qJZRmqAJZRgLNGA/lQS4xgIkL6AJUpJ0GkAT2OVx/mABJsJ5IKAIOsHdXuIA3SQH8oJ1BmJo08AJDkAAtgJ/9hRhnd4lPQIovIAIlsJ6eGAd52J1s2KHCVIh0iIwzto4vYAZxEA80KZ7ncBhTYAcq4IktGgN5iQMnSGW2SIlmcKBqRaNm2JLetYUj2KIwqgJzAA8v8AIRqp8JQAFfuZR80GjU1WCN1kB6mFyrOII02GNNiDwRQpldEVe7M0dixn0iBj9mamZu9wVqkANEQAGJdQ4y8g/etZGiaQZBNxUVSAEbCVleMAUvF0Yx15vnuKiM/9qoRWdrDvAPa3cegpChw6UCJjkuYIgDUocYlRZldoh5P+gPzdeEnMijPkAhVXcP51CQxgWGnqhwjEeJ5eADH4cKaQCXbblYQ4kDNukCybgeknWqsAhaevYyS4aJJ1hj+mCjJKhwoLUGLUCDS9loU5AGQVCDI0gBoSiKpCgCEjiU7fgEkpYYWphlZqdcC9iSGOoOB0CYkTZjT9aG4oVpfHefDTZy7nCWetCEXneSOzaF+eA/H4iFVLicEdZ8smaeNciSQZcOP3ijYgpaAkZcySchNKqGEfY</text:p>
      <text:p text:style-name="Standard">ELiBpyvMj6PemWeGYN3QtIhRbIvtt/vMIaoAEiEABz9iEiLGnG6maMv9QPIEqqC7gYCxRRjKgqI4atI16buYQbOPhH+cgrbMIrlR2GBAJaf7phECYiWuHPE61ZFM5hO4KhBrIAuzwscyzaxJQAvT4iWkJGfPaY6Y2YxVIXOFVZXAJiuxAhtjDVZQoAj4gYs7Ddt7Jo5gQbFt7BypgoP22Bl+AhC7gAPKyAEB4B9nAb4+RBl0wlQbqVDvIjsjYb01YAFObASi2qS2JpaoHkSVolRA2uCyAp6E1j0D4BHpQYEyYXSrwBHDgksvDVVcYZR7LGA+IA0OAYdkVZRcGXHzHnE9QDqlruVgro90BmAXXQEw3X<text:soft-page-break/>ceGkz32Yw5EZin7FHCTpo6kfflwcRT/kr2aBi+XmQpy4AJxsA5PNXxxmJoGEIGg1X7a6QKDywTRuBJHQn9Cu7+LagPmgAr15j0zlq0c6wPONYFi62PGxmPOR7dWl61zQAVr92SCy2hdar1kV11JkK040KH+gzxT0LpDyKpOxXREeQd6MA4m3JwO4K/n0XJL5qQm+R0/iJND+K9zt2OziAmVeoXMlwTMUA9JdQBdAIWJ+7HJxWBw4ABzywdwKQEcuH5WZwcMBqyxyGNJcA6t11bZ5QRLeaAlAIVLKBl/WV1UeHhqFcPV+zxWx5zIa3mUmATjcHYZOWR7wwfi8miguFgzNokibGq/drELMlnetYY02GAH/CDj/yK+VxFM9SRXVERHYzZijExi8IIKxSgA1cgCY/oPVVaBILAOKhy/AsF1MQAC1chV+tCaQJIOP8u/sAxnDrBUW3we+eBdmIi8e2tsFCB1/ejFoYtjfie2ChewieuXxVaQLkABzMcAbfoYuXuhbycDzMmU5lCkqfsep1ldXgseATuGbqcxYCgBIiBZ0jqFpuapcCkEgwV3n0oFB3p2oFCCwfx+fKYCxNXCEHYH5XCgkhV0KIZZyJm3EImEtPg8+uCdS+m16QCU+9oCbpvIGgOY0xdgTEYCBRa8VNt7ybVvifEyYPi4H8wD9zaGDEK8n7pZNKmAOyvRCCIulVwVHUYtkP8ERL6IvTE9W6aWDpkUfzvRPGoJM+vhDnfmqPVFdPxrXzebYcU2lJ44wozxdfv1ZwiLA8jLBz6DdIY1iz6gD/j6xoWjaCqwsQywcpBRA0fIqTiglVFJraE7lJTrwqybgPdIA/SwgIqYXSXIf14HM06lirwmgWzXHZuawhd5uOLJeOMiCKCAiYpotSzoxf3cHeIqhElVdRaNbAi70NCzlsulcJv4BMxnYaE6VoLwlmy4gCS51lC4w4dzAJ6QtSyyay1JoxmJA7VrZIHzzVNHZSEcoXpwKSkoyAZSwmm4hio4vYjJ1PCxyCiyykQB3WkVfneEEfHrcvIXiEvno+KydPL/4NN4wWnDhE9eFL45TWKntjfw5RT1UYvuckzl4Q4sUGuNagMs8Mr8W5Gq+j1FiIXh1d4JzHRmyAB/R6buEJMNNpQk+JFkmTz3cJYKOLZzLF6H8YA3CZA86YkJSLlBJ64CSRk/yJMiPpHBzdj0PA7pHSvdIVw0AKzBRi5TMLkCeRhXOItyTLztcM0L/jwVNtlVxpxx4HfMo8Yk8Jazq7XNE2BA2Jb3wA6CEH2ICA8ayAROhbDUyo7wcAfMJ8bBfTxcRdv2C4YvwABDKggh8AK47W4+StHMY+IfPl3Rp485xnRPloBji6fQR4rgzCAwvRYr0jf/gH5+EbIV0SIZ0R+B/943ZcWagk4o2wsokOxp3gRbEnXeGxbQxKNimL0upnUeRA20AcjOf5V/QZsBDgDAQ6oe45IGacC1eqC5zjPV/ObmN+yvFNJYi3a5rpt50JPERoAEW7AEoqC2YIUYuA6zJZDsyR4Pyn4ETDC3On6GDd53d4ehpDVVPNih40JW8DJ8Yvu3ZLkODTAJH2AKQgiJSpvY+grXSxkZC3y8al7ZDK443xxrHMwALs1VC/AFSijH4nUAxwaFHOsABrhrBsAn96TsSaDsVH4ZiJHuGAaYD0vHoGq7h/FrRLY8b1m6IsZn1ZVsA3R3jxbYEMfLYgitC+LcY+FU4AcS7Jfoq5wR/P/QA4UQARZwEYHTQQcBLuudHyXFveT9TTht6XflVD/U838DGfLwBA9AAPMwD/0wDxEwA/CALcLaH0i9WxlQX6QutEJQtXAHPk5lDiLMM/U21cZ1ubjtAF61vh6PfGY+u0PQ4XS7PMIlClkwApvwADwKv1TGuMi2cqf2VcTbefP84e6Oeu3gAkZAAKfQD/1QCDmwBAAgAbPcDioAAKewAxQAVgQ3t7boA+O+BATwBv2aDun+um7nDtfMYB9p94fl45stooLzMvOKvJYIzLY7a0cwu2v8Y+2ADxW6hSKQoSQIBze7eemA4uwwo71egL/tuu4gg2jJAih3dhCW5sCFPN//LI8CvlnBbXz7tqXtY3UIx1l46FQfzGyl2kBl4S36YABNvwmQH/UE0AEnkBEJ0ANSbwIXARD3/v1bRIBOv4OkDvZjeEPFQIgRJU6kWNHiRYwZNW6UqC5egngfQ4IUSTLeunb12uVrdy+fQI4xZc6kWdPmTZw5de7k2dPnT5/t3KVb+Q8mUKQQ9d27107Fjnn9ABWSynDqjSdNW25t2pVruykOhLBgx45POxlCKqxl23Zthnvp7g396tXuVnfuBIGi8aQcC7lC3bEQlIAGDglJiMawQkOCj3zupsx1165wXxFM2sVw8kQCiXNd9eVtV7odDwqRsmCgJOYODhc+2qUb/3qgRd84c5vSFbzVnGEccWbTZSr33okHUa32I7eEwxZFmNp5MRGhXwQLle/ZdqxH6JS890g0yLElBQ4f49zV+IJYT2V3LveqwPGe9v0Fncs5KD0F1JMnhmAhvqb4cMecFgDUgwU+GLvjs/DiK+2yJ8xg4Z5zhkIlL330SaAzIfhbgALHHBjqntFIi0s7olZcMZ0RcYCjAAMQS4Id2sD64zA4BuRqRMcwscs/Beni7EEh61LyriEZo+FBEvJ5iba50kmHMRz8SeycJbtksqWkwrxIN30oAEA5QA5aqJ8dVGgHIhTliimBHgrBLqe54CGAIYbU5NMhnJgaSkxCMVqHJP9ERQqpJHlYYsm0dAqVdFJKK7X0Ukwztaky04zSNFB5TKBEqkIoueGBB3aIQDkCNJDnSybdkcGGEGXIiwUHbHCrLSFIGOq+oYIFdlhhdQNSAhHY0ccFI3bwZwEDaIDnM9ps8wcHES5sKS8Yo8WBgXHu4eG2J7KNLx4NbuggAXeWyk8UQDDQRAAn7rjDBbJamsKOJ11ggp2WaHuJU33/eyKJL9txgYhCNpkngh16SDWVLUYgIlunoALghcnSmaIFFe71IbSujmjggwlWkWDAe9agwLMk1Jurnd9wE3Yo1GjYL5909upLAga4LO0eQWIgMTGibJvjWx9XQqVbGl7QYy7/GVjYtjijcdh53L704IOpgN0ZZ7Z7AKZSwt24k8AFK/waMLApdnyix5uPqJdaYWs+eByieOjsM1i91Heookm0Ua4cm6KtMs6elKAEdgKXnKtPf4prnTz2lCqCFIh4YAYCogJUoASkuMGIeI7KKJ4eHjYhJ7n07IeAB0QxoofbjTDChARq0uefeEw3gt3Kkzp0UZNKWjQeedrZx7Tdipd+euqrt/76nWYDOB9PsceoHXk02LMRUyxYB2154NkBkOs0SIRY+IPVR6wQUxSrArXYChGwuHaL///KCGI7t0GMD/jRugho4DbwQEwJwjWFI5VLW7Phjl8cQBQIqgBAGWBC/zosEIFGOIIGN8rHEVKTBSRoggJBoAAOCmgld+TMMz7QCm3A0IJsAcYc/wnOcHLUknU0AAWAIIAJUEKUfBxAA4cgggTJBAYQIAxGJLpXCVjSlBgQ4TmacEFk3LGG20ggA4urjDlCcIcnvMcrV6rXfmYzBcM84UHp4VTO7tXBduiDM/QoFxPSsBJ3cAcHAmpXAmIzmwnF8S8oCoIKGAgXTkkmCC5IQm3CCLmtpEMfIXiCC1WQGLyAJQaHMdd97pGfGY6tK0SSwNSsZLQgVelmAMwRfCB4Nyvqpi6BgeXj1EPLWc7yTd6TyVLuUQIpRIAUhbjBO17lvyRogAgUYMo/qv9TiB7EY5gaoZOdXheoe+gJEAAwgFHmYk4wzSQ+1oxAIVAXKWLe5HiJStRHSpCA5q2kNFeMZz/9+U+ABtQmpilN9wT6j3Y84Qb9mMcMDKC4rbTEBQ8IRT8cEsz/eUwQDiABCRzAABvkigEedQBZiCOUycGKKbfEAQMtAIAlYMARaOwk4CjYAnvhQAUiuGe06POYDLXjHAfowhOWttMOZGELlMiDHvQxRdV8wwMUgOCTcIAOFjyQM09QgQpckICeYoY/94AjburSFDNtolVdcUca0hBIT4QMBy84QRIS0JiD6WM2jXThE1wQhz+cAB6mWMYWEEECyrDHPbpxxzkoJAL/H+KsbW4Ey3/mEDK/xiEOBlBBv5LAs5vS5w4qOIEejOYEaSWGKUX7mQg+QqKo3ShpLeirBMwQEgMcbWqb6Qy2tNUVoxm1gD60zI5wMBZZpsNuniHBsPTmnabkx0YvERyTgGWZGLggl78K5kogeIISnKNF1fWSOw56kTdZwCAo6AE+VbeigRBIA6tqr3k3Qqd5HMICOWmJngrh0IhczSZyme882rvN8xoqDiCh50iWt458qOSKQklwhS18YQxTaissMag/q/kPOqGATSrYjV2IYoAZNGIeRigBQgmqFbDFpTScEoQ+BCGIKehjCgZibIu8IqyhRbSgd6HLLdGYBxRM/2ALM3DBCawwB6AqjqiYfcJh+oKY5g6FMPkowG2kRQMAcGAChGhqXhgDrxSqAMd2eAID0WEryQAHHn2BxxwY+AQGAAYsITiMHgY2rDmYwqIvIEqw6GKbnLb0MDZiQleC0Jk7SAsHNDABAbaAgQ6gZDbjokdiqNsUQXASB0kQ4FamEKNFWiaOub2ylW2UoSoN1Q6JnvMdlqZddlitrE+Cx5z7gmcWBDs+sOzrpNuMGEwMBUi+DUxTiFplCUbO1EGwArb4M96seVor+ZjCGfembArcy1fkhRWVIgtMK3khNOQWHDwz3BIK7KAfhXhA7zKS3nairiX9a8o/9PqmiLJuHv+E+KZFIqWvijBFnEx2d0UQaRSiDKTf6Oz3B92ZOsL98MPxXUrHB0KbpeQxYCgq3vEcjLyT41OfBG14hl3+cpjH/HuP4p7q+imnf8iOABaIKPzuYYFRnec+Qhn60EbTkitSSS7xiTiMobdvtkaUKWALsl3ChQ+caoAQExiBKGRwhGo/jktdUa4BnNBSeDzBAAzwwnCIOwV8cBYeANhCylwQH3fYTTUYaBNTlIbGzMRlCjdUwRzmACDSdpAdQ0EQgBAWTD01ok1VN/c9YmD2Xk/aBYj98Q0p0Ou0cwIAgEBBA9ZxnzW0JxtJyBCN+fIE4ZC9HXZDjAMA5p/DJOEAduj/bJV3OiDicGrwnO3L4Smgh3/lpTIHSMDLruxXGgololNgIQ38cfjYdlAuavsskNkIZRIsHlhlrRAeS3b2x+GoSjWT2lZoL4EkpbS6GKV/4tgtuZe3Yx1SEHGbNPK7e6gOA4sHifu4f5ALADQnEEOg/boIPaGEBqSI/iKATXAoBIuIowBAr+A4gZgCpRDAbCpA4+gfT9GKYXKRrhCISPmdlsOUeXKweiKJ5uEDVJgw+5I5HMxBHbSwYBmy8woiFJgHIjiBbfsSFJsHFNCA03MHHDCFhjKAOGgAAhiieUgBDYgH+9OKeOiEFBAxQIiAHjiBm6GAhXKIKCSAUGiEUACA/6yIsa+wEiBkCFLYhKnoB0JoAB+Aj3SIpi6sqHkggB5wgeIIm67IBxwZLPY5iDQpBEBwKFSgAE0ABA94AX5oACdUsRswH+kTNhRRASIYIjpAgUzUNNoIl7tIhxeQtwgwAXnQOEQqDSt5ihFzw3uIhwZYBYf5wwY4gQaIgNJDCbKTBxwAgAgAhE1AAQCggdH4mh5UHDKSi7IKjjiZupUQv2CZmX0SmH1biWaDRcaSDFRABVjUDuEjCqibOquxErmwxvvQo2pzAQcQr6/4o5YAmDWaDb7pQQzaJ24hG3SrP2GSP4G8vwu0sHswk/ZZhwPECNnhE4ecAWryLza0gBSYiv8ZOIFuWkWGJIA7SbhwIoBGcKgWjAg6+ULzsYAbmIdCKIRWKYGpewfNcchlIqdzcocE6ADNYUlRsDcJIcMRU5+oUKGSQznlUZSPaJQafLEdXEqmbErsMQ0Os7l4orATIIJGQAEpeJVtZJIk6IAgrK900JOGkoL1cch+aAQAoIC6UAFN2IQ1Yaida57teAJ524EOWB9G3ASGSCAZWBKmAEJAqEOrKL0j6B8auAGqYB+pcJgEUoeqUz4bSwcaMIWpYB9GPAiHuoenIAVNuEuq6Ic5tMMO8AF9GJApaIcS6EVSqYpTeAAzAA/4kCXTiINImIdNOA8Z4wrSoA0VuAFA2AH/ajqRdriDiuwHOrSKGfjEUMi0gEHNSBiiwOQTFOgA4ZixbhwMypCM/3gByBIUQUEcovuVQeQNouiZ4ZiLCzHBbQGLvJASpkMiqmM6d4gM6EEcCQkknPoW8eKWodArQXixqyE6rkARQVA+Ad0WK6FFghxIBl1QmINJi3qCDqsIPVkTPwEwcQKATwTNRjQAgetIi/AHAiAECxhJo3AHPalAFxjJfmMdO+mAHhCx5ZiHB+AHhGpIUgBNOqCDkKSmA8i5PVkTUgCEG4CHpZALWTwVzZG8h6icQ6mnlFuUfDqLdhibgnRKLM1SLQ2TiKo5gRKIVCQFAngH8vKgdmK4cEqB/9kJnRToAHgwgRlAAYe5SK54inmowgbAgXQRMQLAgRzpzTUNhRvQAHjASZVMgSeIn62Ih88jgofpABWgAApQjMqAhxS4UwIwgpbqgBSgijtcBxPrwXVwAQroAEpoKJ1SARBont4kIjRMASl4Ak5lHwJYhMogitQcogggAgt4hwewjlDIJgQtlv55guKMgOGhxqpzioWavEKzVIYgAFGgAQsgAgq801/cigR4TkCghAd4BwuYAULoh2wlr73opOp0O1qKFeuapR/jiiwcGhl7keLowTTgGcs7mixLrmsMm6Fjq3/1x2u8mQUt2AY92JcLlXYaQkHBiBLgLFGwjhmAh/+uOgFQlR1KiIBWiQN42EUX1UgH5MgInIjYAUmIHLmCiq8FLAQUmEJAfAcTgApSIAQpMIqHVYGIbcRUPQEwuAcWgNB5uAEpeAdOZQj/mwtAjQCNbYB4UIEGoIDi8QhFYbCTE4l1oMFHGY4t3Vqu7Vr+WrkJjSeSG6wIPbfukh2HUDgCmIrSKwF5fYdLTSCwOYEZID19Y4pcDYV6Y4pWJdcOcMnSMAAA8Fu3PUWC+lgBiByt+IcX0ARyba96TU3rQNSvADKy+aABRCmmiLe9xEPTMBOWFYUSMEegI1IaoDqfHFOEugvpQxEIhUumTcE69c02iYx0oFtAoFEQ0I57oMv/qPhF2lgHrRsntUQpSyXSJ1hWIvOYONotgKQlJXle+euum6EMsgIOfEmHCRPIk1re7vXX5w3ffxxf8aWLlyuBDgiFU7hbD9QIzA3B7pGdQsDNN2EK/AJRChVZixCgFEVTAQKWhcQvhkjL4kgAIziFfiAnCvsHi4NfgdDMHdiECJAClzQKEEiO6WwxzbyBHd254pgek2swo8QnlhDH1vVaFE5hFXa4bQtbYjpSetgT4CxTHJBhFSCKGr7T9roiv8uDVRnC+BCA0CECMwgMoUBIymVWhtrbrZCHPKCERiACA4ifpsCR++U5zRXeIARipbsH/FoxbWJdQWmH900AqWtV/yE8AeNoBybQgFPNTHeoyj+01aFr4whY3zDeJWGhgBmIioMgACnQNK8AVIcYGvUqBAWmunYQy18cisadBw/IipErAVFAgQkGRsHxmVFzuhcp33YFIHLzuTecjcIJEoBZiYM1WFVOZVYur5fDL8IswDERiGuKhAQQiEERpzs8gviijYwsuPzFX4koWcVECGO+Dp4zLzphiEgeiNLUTA8gH3g4QIGwgK+85dXdv1MwsCQYiH0zVjoAzgPszUKYB1tmiqWQnhcc4aptnudhCe29wRWeZ3re0luNyi/9yBEL33uAyd9UgaFI0TH1Cul7ivlN1DjogVMggMStIdT0SuxwCf9AHWgY+wdjJYXJYxK2igcjYMnsgB4UI6J3CNjSaEI2oaazgpQPYi+MAxtZZGj+JApCRmlLTWM3TAeF6geRBEihWId3QMwhLQQVckNArd10ELgkTEeCigMMNr2WEGJu3o2tSNEHSJ3qIj/7WGWtHshgAqMTMAArSLtsKbStLutWPuuCfTkXLT0fkGWL2DdrHsDtQGedgwcKS2eB06+NFOaIiA/ZyVGzRGbaAJ7WQQFRSAIwiRQzIAKTNIqW+KB+yKYOQREUm1946B8ZsN/kIAB64M2FQgETYIHfGZqoJUqqRZR7ap6sNd96bm3XXsoZKwqpfGGBgNDaTakUJeCPnIf/tCQQ+7zgOb4HwbUogDaOygDCX9xg4n46CCZuRVWcD7UAlwAbYy0E4OzXrkAx8sGBcouPQz6wcWxVrFjLZr3h/SOE5SzcfXMHzgVOyRmWdUDJRpjDFHiHFGzVyXOH4U6BOwDY+EDuBrCiJBCFh5HuqTNHmAxJA1Deyk2DM9pkGCJfCS/fda2LcbG1w/gLokPr96ZwD59wEMeoV0agAJ/tiQCTBrY3iBAncTYo/CI4kqwTY35LOaSD/3qo/pGdFKid3LGdp+23ZU7Co1DmOoloMAFBFc+5S4XIqeu4BHiAqzQBvl0oAuhvE8+UdU4eozyJlFhtE31tMA/z80IiHwSo/8GeaBww22Fpig8KSTVG0dARydhuioQucOWuzHljH/aZhy90avG+YVSeDUIubnfdlo/F4qUTywc4gUwSlqpUq8sWHMxFHfVM0heoC58sZB9ogIoKbIf8Z4LMO/FhH6wwpiRVAZ55inEitFkCcFDtJoaICqpoBB1lCCmuLn1gBL7YZLPu9YFMPRfiThZ4Gl8vdg43dspxuU1XyUiIg4048gjYhKqWCNkBsJRdwAKHiKNuHbNUzDXpUHTebSafuhPtCmzH3zc5IGQ291p2dogQUQ79dKk4CEpYBIQi5Eu/Uk0JYRic2qOkOUSSZzEfeIL/J97w0oCKFBQj10CuLvRFgf9QuNsa/i8xvAt+SI5VXGQCYERPV8x5ML3mvoFL1w6hGHToNWA7JzoPCh1hrbyWiO7nVS8DM+OtOAf8JrGvUPXJO6A7rQpa1/OquO37uwcmoIEUaARs0iYlnrx2iGGdXvC7cPV2eHTBLObKrEAibLfhKAvBCHGv/3D6ixzJaE8cAfuvP3uzT3sAejl9MIEhavF7q2ZCmHlqX9uLPMBtul9gBjEK6CquksLp9PuuSgAm+Dg4b8QVNfcCFIgDspPs0PaVNfJqbqf2iggLIIQhnfFjZgjQNoqipoDBph6T8/eqZR7nMQ0c0feCX33WLx7pK3OAMi+BE0Ko7xL9noF1bwr/sdzpYTGDzeY5Y/1NCxD8ropUFXiB1FHuNmk2z/7n5xU4CJyNf6gMCCWC3VWcHnxylrTrwHGH97XqgpY3hyCWoiaxh48ASO2qlyn+isVk+TMNFpivTei7Df5nngn+zKyLIPLFa/CBdACIBA/mEWig4omKhApVUDBzoN09iBIjUnR3b0q7dhYtTuxI0SPIjyJDkhxpUqLGdBnb5Svp8iTMlzJj0pxpU+S/nDp38uzp8yfQoEKDPknRj8A7fUP/afxnIsKmHnF4wiPQbwaFf+7c6YzXo1AECzrdpbO4s2oEE/d03murr+29qvNmGID79m7Efwl69EubTmc7vT0AhY34//fppgfxdr4jMJfeE4QJIyekUCKiihv9bqi493cp6NBB1y</text:p>
      <text:p text:style-name="Standard">WIV9p0PNSlTyeQx/J1StGyZ9Oubfs27ty6d/Pu7fs3cNDt0rXM929t8OQ5/VlFutKjZ3eN+wGgQBGeKUAzXAxvK5ECgH4pntx7sWPTjRfpIraEuz5iu8z9dqjI+FE+57L6yfIv6xWsBRa1JxcABmTkzkpMGQDAPOPRlI4FEczTQwKvEZcZIJx5RIFm6bWzjhQooNDAOutB9B5KJ3U0kX73POFBIwQ8kRF+9bnDIXoqtGQfRHuFQkgH6rjjFUEWQJTXcP0Z1x+T+0FEVpL7SdkklVNaWSWWV04ZXYtaZv/5pZdhgjmmmGWS2Z9yafaUjhlE9APIAxX+89Y9SrFVJ3KLWBUncjlVpZ0BPcXxFSUmCIWWWD+1VdVVBvpElmAA7hTYoJsUFtg/i0jIp06MznDCkX0eB9c9Nd7DlZqikZYaa6ym5qo8LdWTkUqopnorrrnquiuvvfpKW0oZHffrbQYQMU8h26H4EUTgbXKKKEdAWVUhDiIIXzqMFpiOsQS9kxJ8zyWJIWftSVSjS+3sNU9YUd4YHlKeGYagOzgQoJ0LYkY4jxGXoaTCDpt11hHAgNBXlqbzxMkkSjdJxF98KTSSAg1tyUdfPtzOEKOR3lG0YCMjrnOPPFJEgEIH/qr/hFJZNZl0ppkxw1wlSDPLfLPNOeMcM7G+yaNBBKSktc5xgX32kwmEAGLEYmdZVWBPCRhBWKJAIQqUPu38qeyjf60b1k5r7QVgnxYQMmHTOVGwAx3j6cPEFKIesJbFHXYmas//qIMa360mkEQJrb2Wz7WY5n044okrvjjjua3c0rCNC3UPPVbNQwQIhcN3zwnH9qMJBQdqfe+IJfx1YByRnFJ6O4logILCCZz6nkWzk3VxfSxiSF9N8RiBQlpMrEdWCR3A/oAZKnnXDj89/CiFOi+9E8EpcbaskQqazFefSAAL3CyDzh24H5c0U2BChR5DJE8elMxnXak7ZEgBgj40/3B8+vaxj8ImIkMEj1E0BBf+qM9lEtmZzhJ4JQMy0GENfKADI1gTyc0mIgnwHAFMIA9STSpy/7AAJQpBBNk5DVCCIpShgnI1RcWFAJugi+F2UpZ/xCMSjUhLB/fSFwuUDSrIO9peRJQyuOzkWsfxHmfykrhVqcZVTozHOlDBB1SsJB94oyAWs6jFLXLxNhrJiHGuyEV1hGgT87hBxfqzDgukoBDzMAU8DOOnFACiEBl0TURK8LsMkWc48kGBKPihEficwAgaKAFEcGeu29ntJSCCnRESACXs3aAQKDBCHFbmjhI0IALvE1MLNwG6j+QDiQO7zw0MpqN/rKMB8zjjE/+gFJF1mKAH1sES5QiQgjxIq0UAnAfKEOkO3CnvDkYJpn3u8Y4UvDICDbiMYF65g1sq7wh5MAKoJKhNCHITJAj8pgLDCU4EdlEoR5JPP05BBAMdTS8dIAIF9MEVRtGHKlbBStSmBjYVEmCfj2phI2Dok+EIxlJVY8o/KnWpeVrlBlkBDKMiIIUS8IQCPXgHRUwlxl8x8VV+g9XgUFLOkZK0pCZlHJQgt1Et3oOTnixEIygBgB48YAeefFMKeFiRbDlGRPPYgQZw0AAPnAIQlNAAHt3BBBNY5SgXfYIGNCGiZ1qRQwLbXFmyt71xvERPfYmEBTpgAXmkgwlAA4RT3wH/jw4QFRApiGP5rgQeZO3ABFKQwgnSYR5SCDBUAOPr3e5hgBnMox8o0IQGnmCBBxCgEPmhEq3+ZMkUEKEHALhXPy4HKs/UCEHpsB8KADEPD0gBBxoAQCgiQICpIrJubowAAEyg2BlIiC5xFSdux5nb3eq2t7xt0kmBUpR+kCKzBJgBTXfQVPoQlALam4cm7NoAA8nFtjxpHlg0cKh+8tAnb/nHdAhABFEYobzm7QANZEDDr7RrLOnYyykKM8O1ibauUmjACVpqPJx2AB7waMAN2CWWun1vpb1a1WqceBpWxWqKK5lhcCMs4QlTODeiC2NJA+MOebwjwP348Js+TIe5/4TOI1UJKBE8iVZAoDUCGlgHR1RyBJMVFsT9MCMBdBqfHZxRPRC7x9re57ITDCTEImvLAabTDzp8GBB0mJg/IgKmdpiVEmj98DrjE+BpMis+mqADc4W1oA9vohFl3gQgUECEE1RJyi7w3JVtjAIYwsc8qjyHRdLhu9A2oslH6YARTtaAI7BjJUW5ciHQ/OFLZvK3vn20oyMN6UmPqcI7EQgKlmxjUjB5HtVB6DpeR9wb0+UfW2Onrcbmz5+UgAKW+YmwGlNcGxOXyaWLVGF0ohIiZdA7rNQAITTdqOPsmcm0PmPFaMS2MCtuHX1rompKAEUq7sizlr42trNd4YycQ/9YBqbg8j70DtrWmCA9qAtkq/JCCmQv0/0gxDpn9yQpn6AHEShEHVGQggbEY0elukEjDkawVPJOJvW2XI43OMgENMAUsEvnDQ7JEZl8SAOOMWwkgRywcomEQ3ylZlvWuIPQ4ngGT9jglWiVDn1Y1OEsJggRnsAE3cmv4N6RBw4AkGl2wVMdxhuRD1bWlhJIIQV8tuMDKDDzbTK9m05vOtSfLvWohwTbR3KBEZi5Ypif/GjpWEceLo4CCrWwENXJs058tOqB5qROPmmLqZsKiOKSwsl9vrVXqFbEe+zFoN9lSqjFTiH9qYC2TUZBxJMwqh2DWQXsaGfemLjgJ6LGNQ7/zhiCtK35zXM+ixDDcEmZ9Z55rQQm9ppLvvShn5Ug6ID2ec9+2iNlpqRjWSsqYEhEcqpBeqcsr6nd6gNzoizBZ+K4f5KTWtZ6uFQR+W6hyak+0vrSv8Vdvu+9LLMmr+kzf0ueoRWXhsOjqZOf6uU/v/nTP/VsA1/K9vnH9SKHHIgw4S2eJSJEeqLEoHjm7zzJ/IEMS8vkxOgdh/aJyvBEHwdFzvqwgBcwRah4B1e0BYqwxLAkSbMlGLRpYGsUh+h8W+eFoAiOYHKsjAWCYONEiZRZie1YyamZyE7BIAF9UX/A4InsnixBh0xUifKMX8vUCvmYyZEkCQOt3m394I+l/0SWeISVIN+1GOEMRsdEfEQT7pTmSBoWUpoWZiEXfhMJfiEY6oSzKdizvQoY5MOs0ErGhCEbtqEbioZG7IgHlVOTcBO1fEoL8keb2eDuSZ/yXA83eYkVUtq8sGBIaI76vcT1JSJFbKEjdiEkPqIkVtobViK2kUareJSrlEYihJQRWSIohmIYit8JlhTD2KFj0JlNRCIinoQjMiIsop8sxiItzqIt1iIuiqIunpQ6xMGzZWI8JEFrSBEVld4uHiMyXtsXeVtJSUk32Qu+2N4tTiMuUqM1ViM2XqM2ZiM3clMyfmMWSd4mbmIJ8INreKAcgaM6ruMWZQRXgd5IdYTOqP9blnWjPW4jPt6jPuYjP+6jP9oKOwYksXTU5GViB7bDPqxEoQkkQzZkz0xSYKAg40Ddia2T0PljP2YkRm6kRnYkR35kIzqkSOaKsyUYB75KaqxDGgaLRI6kS74ksIBRRJriOIXSp9QOSOakR+6kTvYkT/5kBAEkTA7lbnTUODbRQXpg/hElUzalbCRJKZKUbh1Jf4yfT14lUGYlVm6lVmoj5DklWIYGgvGNgklbPFheMVJEWK4lWwKGO8hhSypO0xkhV9ZlV9olXt6lXkpQW/blaHwUMJZGFCmlsPilYQ4lKcJjOeUlY+6lYzYmZD7m+h0mZbKSBm6gR6Hl+FUmZzb/ZEqoVIZJZmSOpmiWJmmOZmcapjguGDDGCmy0R2rGpjo+h2J20STeJivipm7mJm/upm/2JnB6oWyy5d6QpUluomskJI8I5XA2pyWWBVyG3mmaJnVOp3VWJ1BCiWdFifhBSa2Q4naGi2E0THh2p0r4HlTyCHeuHmTRinc+zOot4nj6YZM8BxUmIX2ip+hZ5XuO5/hAjGdtp5ZYX1WeZ+v14AEVKFSep+t9p/iNp3dGqHsaKIMeKMS4y4ewJkpuqGmsAxjNoXOGqCXySG1y0XWeKHaiqIqmqNQhYR6KBFnslBWWD0XIixPS6BBuHyA6IR/eIJPARIxOxJng3gPBaB6S/4+QHqGRlgQucUR0uIyTzluSDh+M7ujsvKiUPqmPSskYJoBZ/qJZ6sMAjOk+iKiZgiIpziRJrSibsmibvqmbjkQOdtOA1qcr0gtdGlAkpl8P1kTMaJOTGFBvkUQTptycro+GxkPgfKm0lQATjOkAlOmZTmobskdUxmOcwqmmZiqnbipI/qbM2OKQ6iRvwoSWdKlZsmbgoIaYQiqlvioYLqOaYqqndqqt1iqu3qqu5iquugNppCqwbmgJeMEAQEOkRuo+7MMAwCqzap74geaa7qq08uq0Viu1Xqu1smhZgMETeSk5lkarKqu41oOkNqu5blvrlegWBSe7gmq7vqu7xv8rvM6rvNYrvd6rveYrbkkEQQYrSpYAC3zCsSYrsp6rwU7Ys87qYmYrtjYswz6sw0YsxDrdfqAqqwCrl5bGPQwssirrwX7sSS2jumqRxJbsxJosyp6sysIpt3pUqnJoCRwAxxJsPYCszY6Uf4Koia4sz6asz/Ys0P5sZCbCarysy57Gxoprx5brzTYtFmVEoY1sFukr1eKr1VYt1l6t1mYt126t13atFn4ISnqraXxpaiSBmCqtspKr07YtBaWpzrZj0M6t0NKt3dYt3vIjWSCYv2bsohKr2hKs2w7u4tALtI7U1yYu2Cou4y6u4zYu5D6u5EaunSaConar2aZG2g7/rLgSruceTmLGLcneLenmremWLuqe7k3sbdFe7Lc66szuA9t+Lu36ShwyY7Sqbururu72Lu/SrTu0rOuiRuaKqcCKa+fWrvLqCoNK7dP+ru9GL/ROr/SiaFnw7fAWrZcmLecm6/J+76180eEuLFaaYDLl43BMQcuwA55i4fJwFfXGL6BqhDy1HuVOLv7er/4Gqti67PCipD4E7gDUw7KCrwEnxyQ5LwU97oGQgBAIgQPIQJRao2ccQAKAQBywQIA6ogVjMAvILwg7kDtYsAHogfD8Z/6m8P6uMNhSBLeSrXEuqpcSa+wy7QHf8G5ALe4iruN6hwNUgBDYgDxho0pY/7ALxMEJWyMJJ4EPVG8Ix0Q7HEAQmIEJM98TO7HPdmnZ/u+rcC/yRioOh3EOP47oZlFdpgMLkAAQO4Dq8SMYXLAIwJgSbiEJIzEL37EKQ9o9HMARUAA/LB0WX/HuEm0w9q3rykAN16wYL7JtyGoZPy9HQskH34MG34MMsIAgWLLq7cdWnIpFsEAigkEQnAASW6UtivIJiMDMCXIgH9ABgAAImHAe4zEtz3LVtmzrkuXFAi7ngjEj//JTDsf4dtFHAuIPCwEDCAEQP3AFRPABzQ4LMIAzzzFuWTApL5014kMCGEASMEEtf7Mt28wBLMAJmDCehTM6g7M6T+KvauLRhv9p7BIwMM8zaHzeI7/tT1alDNhABVSADTACEPMzBEvwvJ2KAygzCQjCpLGDFKcyC/RpIqaDNhuAKq+zRaezlbxyLAvPRXc0Rns0mfQvDMPwxQZsL3svPac0UKhEdOauRyLpPTgwA8x0ED/wQBdO7ckAA/SzEJBAjz5d8CaAGZRyLJIFPkyxHX+0UoO0foxzOTPBObCyVKcs65Jj2fptanhxxxawSnf1pKTrPUtOHZZeBE4jf6SxNDPCPzuAA9jAH7Q1A9iAAzAACUhwW8iAGvezDdiADMjA95kLbITLVmxF7WkSWVhzBgcfDi6fO7ADkWaNO7wjATV2RLxxKntzizz/XiEiiOxlhPp+3/KkwfAMNuuZCQXWTo1GX/UdCPt6DFx0WyOuR+15sjuorwneg0KfigazhBVJxGeDcjqINqlQdkekASrM9gHFTel18nqwACiDS2OzXrg8mPlSqOgIgh52SXeQdjukgXp+N07ODnJrBILw8QmcAFQztXovNXvbaf9eLoe6rMzO7Ox6tX0nbFinILOEt7jUogwoMzP78wPbgE3bwE43szvI0z38cD8DcT8zwFaop0hUaDo09HmbQTwwwSsbQCn7nkUcQOCAwHmfwN+s8gHxwUq8cQKMOCknwjiM8DZncCNKsYir8gfPNreyuB23nj5MQQlw+BHwsRmI/3iJhHQ6TMEBxICIj3gC+ABXpUQ6vLGIG8AJmIGjil9Tx0AJw42Wr7gZJMFu68MRrHiVl/JHCII6nAAI+IA+yEMMnACVc/PM2SBx8AGIr7gBiHgc1DV6LiMY/DiTZzjtlIU8xAOLN3mEm3I68ICI60HQMckIx4ALnICHvnELiEAiJPmkq7kPeEaFlwAIuIAZnEA3t0TLaLQsr7eqt/dSf8RY+q32dnHs+rJ9ezW9XCr5NqJ9JpN/K7OBA3FcL/MDB/tAn6cDNzhPs7EVk7UnR0SSn7cBuACVq3kCjLKZ9586bHMLxPmIm8HIPElGCMQSIIERgIABcHsSeMYbl3ATO//7EcB5hrcDCzweH+N5t7sAmO/eFBQAlcfDm494iczEhl3wuXO7CwBsrchDArRAC0g7nF84mO9HQ8dB4BjANk+6CGTwui/5hXe6fgjCm1M8GLTAqJ+3l1/GhPMAmY+4tLtAAngoSyS4PpQAyZv7w5vBoxtGmj/8heM7E7Dveo4wLJ+ADzyedrYDGOg5KCN2PHD8eeO7DKz7tGN8p0OJU4MAMxzhqm89q0fuRFgufP/rhqJtDdtwrdOzSnSbwhLzR8jDEzDWK2VWBMwAPOARI7oDC7C13kewDLC1WjMCW781G7NAIhw0sgMxCWRNO+jRKz1AHJQPih8APaDACCBBH4D/gTyAOom3wAnk3OpogA9YwQ2MQBZEUiKAgTCetwgE3cOAAACMwAhg0jrIwzqUYxIUWpIbAANgtiAcgZ57aKGlgzkoucWfJRgQ/5e7gyBMgT7EgFBbvB5kujp04pfcHD/AOQhAEe2XBgnYR7arfhKsQ+2TuQuQACg7ewmct4gzsTrEAOe7fIz7QCI4P5UndW0nQp6DwAXHgfin/9MDBAkW6dylm6LOAAgD8dTJU1eixQkDcY64u3fPXQEXJ07ESySvRLw4PqbcaydIXQIDCeKoA1NC4YkkLCwWdNeuncEjHGe2M3kP1ZQjK324y3cgwYkWZjquK6HyhJl4CVy0BBMj/6JMFjjTHQABQgQTgmNtkjVbFu1ZtWnZrnXbFu5buXHpzrVbF+9dvXn57vXbF/DftT/brUsw9Sniw4uflvAyYB9kyJH3/bN8GXNmzZs5d/b8GXRo0aNJlzZ9GnVq1atZt3b9+nO7m+3y/bsHG/dnfRfbPdlxqh+gQsH7BS9044lJn8sJN2f+vLkMIRWoV7d+HXv2Cgxk3BNEWICSTTtUmAUKpgGSEaRElbio7wgIFwbypABEwII6DYVGIHkQzyeDYuAoDiZ8umcKClIYgY487kmHsILaAUOlJHwQ5IAjVIqDpp/S4UGieOS5yB13KDQgrJv0iQEEjvSgiS+cDhhwIv8mMEoHpwcLmpEnJmYjiIcWWPJRNq84MkMgQfRZUaGECrTpgCA2cg/HKWJI6oSwlEtHkPjAKoogCkEwYx3muorBAANeJGhGA8wwEMIDbfOJh6QSAAPHB+UZUAQfdIQQI4zAaAEEPS4ssTsew8qJwiMTuYgdJuczw72bTFQoAR9wZOcAHgpl4hznRIWO1FFNLRXVU1VNldVVXW0V1ldljZXWWW2tFddbdc0VjHh89TWkX+MJ1ld9JKNsn3oGyI3ZZp19FtpopZ2W2moxy4m2dmyzFrZ75DGBgOLmiWCHBx7YIYJ5iiNAgxFzLdUdB6bTjl56hSChRJtIpGCHfvB7rp3/A1ogYgkkGpnBAJzciZIjLRoBRBMKYvDHgyzwk2EsEjQ4xJQ3ysQJDBpSwCAUC0ylMAEREmnHh4jiWOfGHQeMY+WCHkwnvhP8bIfJGkv068QkEpEwZoKmKKDFJ5/TRx35ejqHYRdmKmiKhWMwo4U+82xHqKSSKMigAghcB1DZ0sEnBhf6pMlKA2QqmuurUt6ZYQ7Z8qnNNwP1SZ86QZgpTglxnHFMH/gw6aZGOWQzpp0xOkpKA5KwMc50WCSTK69aBDWwzgXzHPTPRQ+d9NFNLx3101VHyzDFpnI9gcaYOPbYyri9Hffcdd+d995Zkw2n2m7zvbR2vo2gn3lMsQDm/5/kgWcHQPqJQINEVM9Junq1x04IGXLE1qcEiJgHhQZKWE42MBYhAIMsNknhCZzOcSe+JwAAZJ4eVjpBDyIJ8ycFSKCECZJgkhmJDAmEsEA+1oKUGmHlBBRhh0XYQRCxaUU5wBuU1AZykITo4SZ+WdFKSIAjUp1JbX5iByrIMqEEtMBQOWGYCM6HEZy0LQE9IUzQaMIzCM4kDfmwiMKwIjVBpa1AJ2wa/7YSJRCMhERnoVBVWPAg2ZToACWIoI2YM8QPRYQEhIFPVMgGoShVxUDZykfbQBBGs4EsIl9j0wL4B6p37QqPd9RjHvm4Rz/2EZB/FGQgZ7WOYQmLWMIq1v8APlG7fdiOeJGU5CQpWUlLdgZH+cDJti7Zmd7coB+FQBhhxnIPFzwgFP24gQoAaRF5bQ+WFRCCA6r4kyHeAwydQAEgiHACn9zkaBoAhMEKgR8S4TIBJlhFFiihARadgATd+ZM74EGAHBCAgGKJEg40kQUlWMAtYAiCGeKQBIWUkx3tOMdyBFECt4XxIhdJhz4MUyMfOm0gs9IHUshpo2kSxIBX6x9OsIW4A9DxBDZa2FAMZUWLWMlrNCFLkGTiPZ5dsIDjcMd38sTDKYBBPgIhyz3SmY6UgIAB2kRTlsCUlnWAUaL3qOLCFBKWOJlkLPo40Uhyss+Z+ahEiksjQDP/ZAYRHEGTJlkjGHiyla58pX83HeRUCUlVq1YVq1fVala52ip5LAZ2jTnMsB5TuwEoq5NpVeta2dpW1KBPeG3djWUS0AMU9IM8IUxLOwwwg0bMwwgl+AdBv3cg9KHPOe2QgQ3mxb3Gbs8GOCoLc/JRzXkgJycWWVEPkGCxXQY2J7gMQgOUgAT4qWMpAuHNct5BADqYwgRr+io3AREBkxGWKy7cnxkoxQJ92AwjVjrBRtxW3Pm47QQpRdCVdLY1k+ijZRwxrgGiGTBCLepBouLhP00i3OYe5SsFAiiEhMIRxy2nUQzokCCuRqbJSkhMKZ1CIpZSwFIhJYI+wIk84iGR/6iUYCs2OdpwiyuRAodXLGxxB5PMsDOTysdP6RhcUpJIooChCYpmS1wcbdapE4CAGUVL3YhXV2ISn9jEKUbxilW8F0MCS5GKjJ0MaPfIR7oVxznW8Y4niVtOrhVClqmmvwRQwZuI6h4CQF4KcDAWDZvwQIj73k/iqQ8SaMcGLGCBDWDJgFv+0iwGAMD0ivzLAxhgByNAgSZMMQ+EWQopnM0CwlKiM32RCAcEIIUHLDBQkNIAAI1AgQWibJkjn3F/KcqsCVfEW+n6t8BbRNBOyJQOdoixAEyBtJt6YqSeTJk5g8phFZ/z0J2IgGz5SANUKXdkobTovAas0FYEIYgLav9KX+j9ighYMOA4lKCkaWnTkx40oxe2KIJVNIg6OEJcSBs4S602C5ea9rdxcG0oIyGIRbzis3kG1LxSzYffknDpp4JFLC1m8brV3W52v9vd8WZx68AaO3sjxlf3aCSyJsNjf/8b4AHHjU80GVccr6MBKJgHEcyAUyGepR0umMG4pPAxHJjiYBNpAAHuOo8UaCAe5sFJEjRABgwoQAF4QAAQqMMdFmABDQpwQxWAgAA8oBwDxcDCLP8JnSQYAQUo6EA8LIIgGhBgBARoQKBN0WTaHIACmsAAIDpQAo3gAACFsK07KHCDTQiHFEvYwggAcQMagAAeALCYBUpggR0ofB7/So+DmFjy4YFK+R4rWkoJ5NF3vx+ACX0HqpVgnSd91YQwmd0Rob6mzkWXBaQYJNVBWqDtrtDRpmURitt8cG0q43dq3mFRn0gJNjHNpEtZ0xSp3IGPpPA6g12pk0SyJg/ZXMkMSfC74HfPRVHdZ</text:p>
      <text:p text:style-name="Standard">Eb9DFhEx5IOcaLxl90dUHNtIhtPycQil//U/ORdfXhf3/rZx/72VdyrQ37/V8GK3QEGUGO0Chz96Vf/+i/j4+Gt9Sb/MMD4UCAFeQD0hPcoQQcU3oMEmKSaeKkBoqc4ChAQACBhEIcgVGAHCiELTg7lUu4MGqsKiiHnECDmIhDl8KAP3OVU0sECCOAAE8ZoVIEU/0YAAFRAFEKBegbCRASAEpZACQTAHVoG6xrBmHyjOIZpCUZgBLJAE2ggAdIuCwhBFIBOenaQl5xASn5NJVyAH2xvSZSPKs4LeEwIUIRLa9AiWzILfXDE+JKmlhpo1kZlRTiiTMDrU/5k0mAt8e7BgaJpwWwt3GyJICZESkSqUeyrOcyoDOPJQxpFJpiAaVrEvpzMhNxhptTiho5A9dyhTihlHMiiUXitIH4LDtGkoShrUKxtR3YioaiP+0ZR+0qRFE/RFLWP3l7n3l7nV+6hxmyM/WaRFmuRrZZDk35srW6DX/zlHVLlyNrBAiJAlAzgIi7OX0zhFFKgA+DBBGZgl//czJd0hAHxxxQ6AAvOgAwKoRBSYA4cgAEqAAuKQQEwAA9yThKqwOYwYM+eAC9UAJTgp+jkoQE+YAk6gAQEgAAKwf/44CDEABBGIAUkwPgSwH6YyQLcYR0MgAKkwJpOoQcs4AlAgAdiAAfsAwUIgBAIQBTgIQ92YB42AQWMwArUhgmuQiKSQAaC8R5QSyuezIaAxzscsblEUaqmyZbapE+KriRIrUjQJHaEKJ3uIR8ERSX6hIE8TLw0DxQd5yccaGrcwRyGYtQg5EfO8AQqpU4qz0cQEY5oaCsUxoQQBL/8LAEKpYeUg2hkA6eOKZOGL4f2hCu/DL8q7Eba5qiM7A7/Z0+O4JDVbnKrArOrBlMwC5MwD9Mw9SgdEgHGwA/fYiceYJEyJgMybNEyLxMzd0eyaEMX0yrv/mHIMGtUWqiaSGGVHsSy+oEQzCdH7gEeUmBcNMAFT4AI+mEkEwAVZIARLuAB3KAQHiABHKACqsANNnDluIwBXuAGCuEUGmAd6oI2Y9NdxGcJ6KAPmOAiNwEAXsBEEuABMGAJEAEEMvE1keCbJOse6OEQlsC2mGAcJk1kMIAO7AFheigejAA4Pm5IvOUJJ+fhFiYBjApm5Kc178HztLCG6uI5pmABzGAh8mk2WhM+WsAFosod1kkQ5ik+kMTINAcE3JMsCE9nnCMO/71HH+iQpXCKoHaqK4Ovt5QjnRYmCFgq+oruRuBQi7RmhlaPOazI8SI0hMwmQybiKV6SLLrtSeZJZsLNJjTJU6yt2OgIxBCTShOzSq/USrMUSwnJRFyx3hIpduQhFm8sM8vUTM80N25inbTl/dRqN9KBHkRwByigVXAkz8pOBWSjmgohFB4gDvLkIphAA9Kll3wiBHnJDAxCphwACNAAA8hgDljAAWAO5dAACLjsD2RABjSAEABhBk5gVdZBClCAH/+0HbqOPWPrBSaOABYBKZ5AE/pDC46ggtQBHkdgHhJSOfwhFEYgAnAgn9oBH5xgQWTwDgjqHnzAApbzEKQARf8SgYXqjIly6kpcIAFGRC1NanJwRB9uLR2KklbYBEs4pGiOgEhczxCrSBBypADcJIncYQoOqo6ao7xG1EzESSssgr2yIommQDbkYUYTQCBQoSBAakzI5iYqiEeSLUxKYGUICnLmNQ1cMgEG9HseggVCJQwbjCityPgi4ixRjYEgrwm70obMgU9o1Swi72sMaNcSLBVRUWZjlmZn1mZdzFcgE/zsLVhg0azOD02DVmiHNjQIy+DY6iKqaTxUAC/uobXwigJM4k4J4B2cDFsYsBuTo65CgQBo8Gf0QQb+4AGygAMdwAYa1RyxwAZkQBAs5Qk84BTIo1Xu4VABIGqdlgD/NsER4OEEnmBs6aAHKOAEFoEStgAQTGB+uIYCPGAE7jEJ1sGQpCAHRoAMnoAFhjIdDCBWRyBi1gEkEiABXuABGqEQGkByDARexcQFzsuB3KZiEyElXqh/rg0+UASpRGwuEKRO3EYEhCYRrqSNuivyeMJzcQ9F1mFJ8OZlzWJCdcbzzMb1JIcFvoO9sCQqJmdPHHQiSIK8pgAmEiJ2wGAdmGtegY8qYuckn8Jt9IAd1qlT5GMhIFcd/kAlDMV9g4B3WYCBMmdGxXCemAO/sIujhg3X7nDczrLcorSOQkVLG3hLHRiCH1iCEzMdWidnFQNMS0AG9s2RiNaDP/iD4aoz/ztprp72Bl7AuUrFNQlgHuw2aVnYboHLJsQn7n6RAsbshONJQkSVECZBCgpABmhgOVOABvz1P1VAE1SJlVqFX4rpFxEu6EzXQTkr6frMBCZhBJRAAt7TJ+JhBvqjBxxUIjoAA1DQAIKxHUqAYJYgEgQ3TdxEdBthEkpBKsSiuxAiQAGMD24ibJELuTiiI37iaKxVLEBNVk7KACJiI4brUHAiEajij5liJcBgsmbI94zmD5iiTEbqAOxAJhwAJ+hQKoIABAgFkK11JS2FWx1R046EI6KQZ3AEXQF5TFrEPQjrqxIi0tyGH+x4RiiUQ/5TQ+UjK2N0ouxAcvRrOazmw/8qgizcAbVcQA5ltFD0aywjGJsnWJuzmZu32VS6FN9kLJwlUzL44JGWBYTTWZ0zM3g2qU09U1vg0V+O1VWGsR9mwAVyYk8R5g6ZIx56YFxMRp6JQ12kpxGKoxAIoQP0SzlV6QWQ1SfkeZXmNgGMgOLkgTazVh+eohMKYQtQgB5koAEmdwfyOanusx/owAj25wSkIF3weZnbgR+MABAAwQgA+TB84A86oBAmoQPmEqCw0gzUQTmmACVAF6dFZIhkgwQSoiJO4i8aMSl0OQESIZUZzTCgLVOaY0ekBPbKAiVWooZCrUXiISzZ60syBH5PIAHUwR0myGaW+ataxAxa5Fr/E28K/uGr6lq6rhU6/PWRrfcwPsb0VM9AJ4tCssaO9LI7J0J/aWNwZuY5b0ohk8JPvuOMQrGbN9ubOduzO7tKXyxnEyP8Rnt2JnMfGokP1pm1W5v9nOxo10pb+so2pcB66OII+A+wbtmyeklU4iESxsUE2iE1C9C4C3AenDMd4PE48vR7lhuUJnpVhHEfgfMJQGmUZCMBgptq7xMQUCAPEqyLe0DrVIE5LAumCQO4A1rKCMI7G2HrpAp4cgt4ZiOpEEtC/dUosCUwfDQRf4k2bDS0VDS73OIsNEkf2rk59EHCFBFCUIIjKgV8bgSi3+Nn4jpAxDJfuEJCCCqF7TvK/5Z5MwkqSHfoLAXi8SDEIAj20oouJ/w1npZZOXQ4t+Aad28Wx2tWx3Ocx9uN3jKYMRYJtWXRtYvcyHlMYXLxnT3zH+5zHhbuBOpCzLTOZAgiALO7OcSnmBbhHq4bryxABVTgCcKczFWAAiLTHeQ5r3TEJOART+liOZ4ANskjBOeh6g4klyJA6J5gBjbB7O4QRyqaygnrThGmR//5FCghIcumHf4ZBWyLD6BDqWbjIpKKyjR8pJzsxvXiZggLbPJOqTSJ0hWm9J7ZLP6h+e47QrKLb0YvwtAYF7tIR5pPR/imIGppgvBv0i29wjUMfHo0nsBQRZ4Jdb+sJsBwOe7QZv8gTr/9tUBv9MtA+7OnXdqrndprhTHjIQnGSmeFJXYeY8gr88jHndzVyvHcWceetlUzqDl+orUaYU6XY58TkDdM4ob7gcnS4QX6hTzANanAtd4lmgIkK0+YW7pLJRGjU+ksGj/MIs/m4QE2zlMNoGzu4Z+59rYAMFzweWsanbxtCzr+uZhuy7Bi3CptA1AJq/rMpPnK4kZFzlTOgg0v3TlqYsAarIXqveS90FUY0UPiOq5/nrJrvkRkCqe+qo6CHjqiHTCdA6BiRtav3dqnXuqrnup/olcgU2d5dqziwVjMikzLXezHnngiNLbbav4KwVNdoOIRS8xEsup+Ah5MARD/PAAHINonAhAB72H+avjSD2s2GBCvmDaz2jy683RUlvoeoBgFZkAT/HyJlaMXUwAAOK7qWv6fA/q87cPQZ1zkFT3kARrk21tCVJnU3zCbc/7J8AJVWBJVCIK9smSs/6ktXoUtbmWykKy+4ZXZpFnnR7Pl9eL1e5z4d9z4ix/5o9qCh6XrZcw9UBsy6gGSyJ76q99aYn2Ed9EfwqVPfQlg7iE6oTaD8kzQ4n6wcCIOALp81GFCRhXi/681D0TF70GiVUDV28HNySPmDasdWus+AILSvAdx2t0z+C9ej3kRCMwjYCGdu3bt0qVTWAjiwYM4TM2bQcHgwXYYI1gwiPJe/zwjhUwe/CcxXTt36Q7GpEmR4siNKXvy/OkzKFCgNGluvIm0KNKhBpM6NTpFHYgTPngqvfo0K9atWmMyZerOHZgEJ+L4mPLVZ02hbNO6bQv3rdy4dOfarYv3rt68fPf67Qv4r2C17tbFi5egRILDiRcnPhzv3oB9kyfvo/wvs+bNnDt7/gw6tOjRpEubPo06terVrFu7fg07tmzROdvl+3dvtu7R6qRE6NdoB7yf6yykKAQoxbuRmeER2NSIgAl5KFeimHfjyb2DKnb0QyEq8j2Z7U4Y0eBDooob/Xao0Ilyfb8b778aNUhhx7x5pyJIATNTTPLkgQJy7akwnjsHuf+TgBEMWXBUd/2kgINME120UAQCsNNTgw9StI4UBEAkzz3rdNKQCUykw4QFBPhXAlcydjVjjRIFhiNPghRwggjp2QgkjUIGaRQL7RxwRAmKGZBAEgkOmWOUg00pZZVUXmllllhuqWWXVkkEBmIlQDbmYWMuFk8MLHxS2WWW7QZnnHLOSWeddt6JZ56boUQRbnrO5k4JDURASj8MAdDDAzv81k9yizDR1HY4OIQCCqHskAc8DdwwTz8RaCBPUUyYQEA//RDQAzxPSAFApQ2UgB979O1kUHeAuPdWUfwsBB0B8MC30RMpmDoPEScUtR2GD5204AlEdHqDBhp04EI7CfT/EIpJV5GU4Yb3UABAozNUmx8ghcxwQjsGPNCpe16+y+VQU/hgAFVPEjlkvvgWVZE7BwRxQr0ukKBgvPAebHDCCC+scMMMP/xVTIYxhpiYaDKWhD5tWobZnx5/DHLIIo9M8msU5WObnyWj1g5u8rzDqammAiLzRyH1G6BzmwDwACEzN3qqFOugJFMJUlBCcz901AwRC+rtcKsK+fxEAXvuTd1WTDKY8FshmlAwlAEz0IxCA+vYNJFKPbR0klfOdQqcuyX0cApEChJdkgUT5QccEQakwzcgMxhQHhHQ4Qpx4nsJEgNZP+oL+b75UpTOvy4kkMA6MoSleOcOf+556KCP/y56jolcXCZkjY1Zghcbu1nPyrLPTnvttt9O20gt54Y7aOPltM47M0QA90M9gH33Ue68PbgKmqCwCSAo+P0TTu6c0EOphqKQQgPxkJeOrYjzJL4KNKYEz7ChGJFAvzf+c0QHKJBCwHJE03TtPJScpBQL/qQwD0CEYnDpiMPaTJIUhSzrIInQQIpKtA4Hkmg7LvLP0EiHwb5cKCyR66DkbLSdiohwJmHJoAlLd8IUonCFKtxSmCq2useoLjKvu8w+eofDHOpwhzxcTU5QprIeZuZuExEJn2jllEl9xAVesEgRKQcsnaRDHyHEydSKghudoC0m7KjJgoSkuxDWRCkGwf8irUbyxHukrSe1gc9ahnITyonxHxQp4htzkqwPenCPetyXIGSiRj4Kso9a3A5OfsfCRLZQkYxcpCMfVpgmpQ4yMCyTxiiDyQHU44ZC7KQnPwnKkfHpNrwTovvupS+dDa6MdwykUhY0lK2g8ipf3NeUvHKfWM4SjBPh11HUSJhBCrOPwywmMY8ZxzU+cpmNbCYzn+lMHKXDMI5RTMXMxJgSMKGGHQulN78JznC25mR9KmUPe6JH5rlgLcgkIzRrKSQpPaUi74xmPf1izHy2U5/83Kc/+wnQfwo0oPq8hzxkiE2LkUljbMIkJsUJ0YhKVKIBSpk5efgTD06qEasM4T3/raSvj4rUniQdqUlLitKTqrQvE2tMxVLn0ns0lGObnKhNb4rTHY6QlJ5EZwdVeQKPphRH+BrqSo9q1KQidalKbarB1nExMzmGkvHQ5gBeN5mcanWrXP0TBQxAgbAawAAuqFc85CGPdaQVDIlIq1vVqlYwoJWtdHUrWuXB1rvaVR6JkGte0dpXvAbWrXRt61/Tug59SFFy7XAOIPzmvoFKlqCTrSxlL2vZzGJ2s5rtLGc/69nQgna0ibCYNaV62gSkg5uc7KprXwvb14R1tmOt1wlK0Fa4rrWvvC3sOnQL3N/29rdvhWtfmfBbuiI3rb1lQmHZSly2riiKd5lUP9B1/0anapep3N2ud7sL3u+KVy4vpCpCsymZTLqptbFtr3vf6xmMxSMJSiqBOtSqVybIQ7/83a9/0dpf/erVvwIe8H4PUOD+HpgJAd4vfw/gXy/oo4h+uYc/HILd8Gp4vBzesIc7DOIPt/B0Cj2TaQ9zyTbtox4DgK+LX9zeWp5sHy0LIg/vkyMyUjfEPBZxj3/s4yADucPlnWFVKZmYbar3TTBuspO7Sh6L9lR5gxSylYd85Sxjectaric1T2via1Y1xQ69zJPPjOaJVnR3Uw6QaN88WjjLOc50nrOd64znO+s5z3ze81agimTVlekxrlPvQ9OM6ESDso5AvKhOd+nnPv9LOtKUnrSlK43pS2s605wGbXkfg1BQ01C9m2yxok+N6hzu1MY8dPOmX93pWMN61rKuNa1vbetcD/LLSFbMJEsgj6s6lMmpLraxV3ahRnsS18zWtbOTYkQiurLZ+nJjTSTSy3twCGsrdcc4WEBFoxhSmVwud5cPNs0mnXiGj0mvild87HjL+2MzORmrd/jsfFNb179TIzDJfWU+ecUiUFQqMEVYRAWlIx/6bvi+H97Hg/Ca3TAFNla7Oe+MazxO7ThHEe+tQ3OL/NzuqMECDnAABTm8qL+7UZRLqO+KsHMKMXH1yiGO85tzBSVQNfF5EeruMrN340Qv+jjJCXJVn3v/6eWmSQF0EAQ78MCQXS5KCVxQDio44B76SAIcqJABJkzb1omIgwhcwAAHTGEdIqACHEjAAp3nfO5yT147JpbQ1WUzHmS2jCaNDvjAs2wkPO3kyD1KYYWXcORKlcgUFrCAJgQhBvIA5JZl4oMhlMNH5+i65tMeRRJWJB+A9CIes+REPtn8RvIQQTngwIC4r8MMrycY45mO+yjdBNBTNW82tznTFZtZ8MQvvmdqU3gh0r3aPpGHDzBXlbovfysGmUIBQhCCFhwhu1ZWuA/M4HZMVC4Jrk87UP6xDvKXY/3lYADc3cGhHQtmOwdIQtbR7oMuvrL+68+AkRLhenCQf7lH/4C3p0ExcTpl4mvVREklcADC5ncYZ3wTKHgTMQ7l1GZL90b6IA+NgzmZY3cFaFKOdwA6EAIxcAA2wWUH4QNt5yPjMAXxsH5phzI8wXaaJwFUsH4uAAdw4H8et3rEdA9g0Hb95wDQxn/tZyTrEAe1x20GKIJQGBcvFFVHplCj9m5DR4FbSHSr5mg6JH1EchDygBgJEAeYUwI+EIbTN08ykXpsKCPbMS/gJ4CdlwSf5wCR1Q5EuHkMIAJ/CAflMAQiQAKGVExDqAc6uHkZgAnyYn8++H+uJwKNuIaVCIe0hncKVYVVFWxLNnxcCIobV2/KZni45w76AGZgoA6IEX1zN/9F8LQtNQgUOYEK5ERwQZFtM6FYhkhwGzEe+VCLN4IyKAMf6FRHcVRvTHGLbliLtZgSHLSM/FJGAIcSwRgTNZglFTF7mSACW9d1/ccCY8cCPhB3C+IO+GB2VMAAmCB/GjQe9rd5AaiGSXEAJVB+RiIPDCABQlCIUhiF/wgXvDdJ2RRTEGhDfxeKCTlvXpiB5aYPRzBfYMB1R7AYJaB/OUc5BOeGyKJyF/IT90B64+FvioeMKOMORkKMNhGOPKET7HAQ5yCSgbRj59BxTSFullc9BWMRFpEP43BtOpYPaSBUa7GTOJkSMpEG+cAhRjkYNwGALpABDpAPa9d2/sdBRRH/FsnjRWznAlrnNMc0Eyjzfe1HAuWXfz1hESVQDugAd+1Qdl8nlZdoiXOpaaVVVdV0XmbygIb2iQrpl6l2EPGXdDg0cgqCD+pAHdtBkfFQFRtWAJEXAmBwgUlRAzpwBUGQmCJxio8ZAkHQmSh4ev52AFfQBADiDo8ZA9gXA2DQi6p3AAtggqnpmUEwdSJ0ENbXBCHQBV2gmyEwdTuXDqggCK8ZAgvwmWCwRhLBDjuyAJjpLwUgm0GwAG5ROTEQViIAKVdSMHd3dkLgAMvZguhgldMmQjcxETLQdvy4TxQhD3eodWVZDkLAjtWDilnnABcoD03ofnTJn3IpaYBGVZXk/xhOglUs9pcHimpQlHw95J81khMWgSRmcpEOdyQ6oANSR3roVJlNcATTNRIlmJvYh31NEAO/WXP+YplgMAUm2JtN0ARdMHU3cQ+PpwOp2ZsiygMocxOCsABX0AUvupswmixJMaMHUAMuiqQueoKseTftgJtBUACVGQK5uZsniA9PwQ5TYJ1hNQpJUExEkw7jAIxdtB1GopPIMm434g4AWA6MuEF8ZBBXR4gsoA5miRU/1A7h6KQgCYsN6qf9CWcJGEMKSCbx8IBZqIUIqqhNdiMYWIrmpmPjsZituHJO+nRdEANecJWOB5t2kII40Q5PpwOStwBgAJuRFwQHUEfjkf8OJmcHC5CapAp5vJmqFyiHG+oJkwd5JmgH24eNM1oDMQB5kGcHXbB9hlgwqJAOaWCZuTmso0qamGmbT9qjIfCqxvmjUucFrJoSU/Avs/UCIrA5/mYl1PcUsERzezpNZiABsYesHkQT68AA6lgVbBefmBCHpxQp/sivADkURRZoeImFS7aoBftk5LSgN/anSIGWR6IOFemS3yUTIBoEEnkVJWgHFdtL7WAOxtmrXhB37kCjV7AAXhBZINoEnmAHEjkej9cFUvckT9eZU5eut5mUdldHE7EjF7p9dudFKzqlKMiq92ByPHsPyjqjBWAHdnAFdiC0B/B4C5CrKUeTLKn/pRTgBBJAAXFgJItEHsTIcC0Ynz7AcFSSDug5iHl4D2LrfnwBqAv7tm92d2jCgFZIJkqmYjVlsHvrYtI4mL1TmDVXtYspdhtmqS96BJqKEjtirb/pDlNZAEEweZpaREHZoys7EhZRmcVasrf4eBk7dRtxALrZoXzgPiSEbftqIYzrm9tBnvpQmZiqomV0EK5asTrBuE3wqk20kyUIeWCQkveDDy3gAhRgLyo3WrZhED5AAu7HAII4iWYqJffgnhnABwrCpvLZr9vrr4GRDnYZate0On23Xnxrvu5FOaRoSlFoEVMAkfxgkYYrA5d6ckphDjEgeWDADr3UsZ3JmuN2/w+Mm6pUVG8luKQXIkIleAUdKhFEa5ypCkw7CUzXq6b3IANxNwVHyqHkuiBO+sDISTloEcAFkJuJ27IFQJqgWRsdq7spKFQcZBBgwAQ+aZuhkzb2Wg4SkHVw4AAOwAdiRExsJwJpxzli243di8Tcy1JRJUO+Rkmuo2LEdr5TzFX1JmWPWoAS4QUPy5hjt29q5C+pCQIH4HEos6ExsCIXMrokqqqrKggia4KpSqatugAw6gVVezelh3D9S6oTlpWcMw7Ko4IdC3XHGkis+nSSl4JoiaJNsADZaX0zCywi26MVi21egZYjSWcjcYNu93rr93b7u0cykQhmMAT82EXnkP8OfCifCsIhcQu3sUxpVDhovodi3GRqVKzLOTV6jrq+jOeGR8IDEKthHDS/o8oDAOLBRpsSMiudr1kA0fyYsHmCKedEIJq4bhSCCnckkJerXQB5B+BFwBRLTxoD29nBoyu5lYcVlTOqnesOPCq5yswTrwl1n2ojkRVn/RbAXKd+tUeNc5EO8wKOlsemUalGVCTLCw3Ld3Y69IUm1iRD7VZDervLFz1RG5uwj2aAC+e+h1EV4hUTw6kD</text:p>
      <text:p text:style-name="Standard">KiuR40CcqdoTT2cHuumiP2qtnhm020oTdNwEPHDH/bJFh4QTjzeiKvuq4nzJW9GxdWzIr3R9ksfO5jkFzArOKzLQ1+epRrn/ohfKpHGxZ6u6r+7ABPDIAOnhvfb61VVrEGz61cQYhAyt1g0dUNQ0Q7V8JhbnibmM0XUdTunLZp3E1mRkEfewmPEr0mGhD5GHuYKwuQswDhcroj8apLyJpBl7AGRaoXbMlEERjjXBnFNqBy8aA1QXFIO9AL3KwShRguuMFDFhcp5Qsmr0pDxgc493mfg8a5etcveQ2BTxlBlAMHrkBU3odgzAAHEA3MJNhxkA3HCXxMmtxF/xabV8l5QUdByTqHZN3Y96xb9cgBXxkItBqXRXoSQqD69JmvSMEokMwVNAE38Uz+WoFOnA0olLkw5aGzfirT2av1rh05PnukoxBSva/wW3i5buPaWJaxE7kr/AMtAWCsFC8bju1JoZVHNxZMHyAH7lMI/tDJO/E5RuZlDkh3Wax37rp4iK6K7LbeLKvREkNmjOLSZ8V0NZVd0x/kkyQYx/iztrHRM0eQCryA9VAYcrOs8liKkmaxWPx8Y0bJ4NHkcgitOVPYv6Fyn6oA8kHAIdqs9FYQ4oHAQ9y5IJHtrizOHtkAZHCrPVd32WjBIiC9uWvKkBUjkHIAMyKTocybDfS3tCQLZJkTYkkATv15rp0HqgHOIiDuKgXOIofuJKPE2VtHctnmQDEHzCJ+OTLkQabeO3I4Vu+NcR62Eiy9IxkMg8kEsGwbjaGjHtbf9yHGqyV74Uej4TzGmsRP7ZsKnfhhhI1hd5J8cTA21ynUnk+TDlkufaAXKbkacDTIoslAMGLRBWLqCGKhThWIEKa0t7secUZ/u8Ohh79cDpCqKseihxrofn9JToiJ7cE9FzgtboemmQmUTp7x5yNJ7X2C1yG7nj3O3FN3ckqhm0IIyMIOoJRzBhNTcF+oAPBJwgTJ7TbyEI+qDevcjCZc4UWd7SXP6MfKDATvuVEvGaTBu642HgAO6Law4grmQQ53C1LxBWSUDBnpPs1SMD9jeIcDehDdyCg+gCeG6SMlrTRWkRpdymPtAUrL7XOF70+wQm6i5mLjWw0g3vT487Vrz/0SH3FQRsRBo2Hi/ED/Gw9WaYAFtfVT4gA8coUO0IH8GreiEUms/Y37DZBJf5vwjeDgbuyKQqnbGq0hsRyVuexl1h2Lmpq9Kp2dWcjEcyzcPamdI5rBIZE956oboruZBHms2ZnXLYnLSpY2Me22i0FsPJ7BSgAipwxMgLZz7AAHrgh0P8h4L4dizQtWjpA1inw5Po5PXmSwB4yvPJeClxEAh/9WufFnTEkrPIFomjRb/PFIrDklfvuowUr0uv9JBBvlIM9dVfMr0874YHqsVIYd51lGNRhl7PD/yAOWJiPV9KeG0UesPPRmnhhrBrnP7bqBuBCjBppJY5qi+dm4qs/zsl984A4eWeu3QEDRZEOOWAjiYNm3RpaOfKggPn0t1r1+7ewgV2moRoCLEhSB4aTU4psMATSJBNPMY4cFFjuik1dNiJiXFguoUuDww0SZBmDApFX4iQofHgUoRMnTaF+pTglHhUqKArJ6GcCyrlGJBgMQ5V1IKJRAyB49VBunZk78nU2W6dGREZSJCVildvXr57/fY1+NagScIZMWq8pzPuYqVt3d3TFzWx4oyITTLGfFlz5sWTEevjrPPvaL6VTR8ubHjzas6sXbcWvC5BkhIJSsSLZxt3gty37w3YBxz4vnoD/h1Hnlz5cubNnT+HHl36dOrVrV/Hnl37du7dvf9/Bw/dncl8/+6FRx+9rdLEiN+ihv1afnz6r+/F6zEvgqoDuePF8S8BAP3zYbz5DtSJIMQumqy9dvIxrTLU1mkABRQaWAczBfPZaIGGKJrpoHzSgbAdfVJyqIkgKEoDwoN6OkIgDl0br4YCYgjpowVgSiedBHooJAIL2lnII5dUbKmLLoI4orMpTlzgJhUXeIstgt5CqSMwGJtCBx2CAOOiHhfDJwgKVNCDhccQZLM+jLxIIqty5qRChK9YECidcxyDqh2zvCKBnXbWZMwps1zIwAd2SGMUsEYfdXRQwjo7TCcKbuhnBxUk3AyhCDXTpx0Deoign0wpcLPN1Tg9bbP/H4McMlVZZ9qJsctmxVXVe+Txb7fbeovnNtvkES64fYxNL1lll2W2WWefhTZaaZOL0LxpwUvAiHkKMbVb/YgwwMFcx9V11XbwgzWNzxLz1B0KAGgEAFQdpbcdHAjgtltTATFV03FKkCKCCDTIsJ0SGhC4gRLk67HHc+4RdLPx9oSHgH5IIaURUwsBZBNSbkC1nXHcQcUxd/pCbYrxDFpUpiS0JWDITxWsbDwGVdZoxMsEqYzBwQxjcDGDppipoKA0isxTcpdOLSMSH8wnn5NPxqzHts6xSFUGSWS663KXlumEHgiYx9R5UEjBhBJ0UuGGQjSt1LWDBSY4rnZU2CFf/0B2QNVr2HZ9x2IC3mmPMfz0s8Bv1/5xgQh9+wFknnkI6OGEry+vTzZhf9WtV9x+M3a4Y68lvXTTT0c9ddW9y/lBa1e3Lo78TCWFX31R6CAexXe3D6PDhWSLz8F21QCFfiIwAXPW7qmYX+f7oQN6QG7Y1AAAygbABY0otBDDGeM7iDGEmCfgeei73XtT1USjd3yTPD23h02ETLCguAhtLK8QdwosKKPjioprBsW7pV1JYmzByF+E1yilQMqB7YPgo0DzGH2c4AFlQ1+3CACP9rStH9Rb36rehT3t6eQERIjcDTSggQ5QoH8hVBy6SDEPI8SDNdlCXGHgA8OvGWAG+/+Knr4KQYlOrON/yvPaOnCzxM7xxlfx0EexhgMc2FXRilfEYha1CJ1qnWeLzsEhCgDQAyP04AEpQAG/LrQ2JLYxVSZBFyUsMJ6qEeQFO9hbyHYHD1MUgnJGAGQgjWAC3XFvYOvICPcuhEjFVawQKXiAIMk4SN0R8DK/ixVr3PKagyBRL5a0pP3cOEpQklI+QmnHCWZQNv1owggPuEEEALFBxHhQUxCCjQ8qFAEpqMNTgSvEDOYFRw3coIagfILbIievVeEnFPRDjDxU8AAA4OAiEXyKAYgwvxkYQRRGmAEBQgEIP5ogVAg0Ja5kA6zdMPFXupPiseqxjy/W0573xGf/PrOjEwi9Tp//OFzMltI4jmkqnQfNDA6Bx0P4QAahFZvHDMJlPwdZ5h/vk0uFToEhUrqDjxENV+H8h82/oAZdQkJoSku5UpW2lKWzGpQ7uNcIAmgADAaUBzx6AI9aYsqgn0wgD+XRCRSEoge645MFIkBDGxJQHhpYKgqCZAJ5bOY+QCJA8jDiDh/OEh7uAE0bVUlTDq6nHck0lUSB8tL5yEM3vGki54JFrNCF7p93xWte9aq6B2WkPF7856uA18m2bQIFGmDCAxVLUqdgcjzf89/73HHR3ZGvEUSwnA5bZZjHcC8UDUgsY8mCgxRE9ARxU8xiSRPHTLLVtS6F7Wtl/4s5dt3jXf2ghAnsVpnjHMaWKpAaXuoHwyPskqMDMY9ST1FD1UoFBBckwA4oMY8HJMBWCk3cTFywSgL4Q3E+3MQGjwMhCMEjBbN8B1xi+xolLtGdT/xcPI9Fz73W1773xS93jJYRf+rTmdAsHD96gIJ5HPUpInVPCAUoUgZPSoCGMRxWs4uXTwWPVTpkn1+YZ4p+SLQpghEMhG2W0e4VTDB9+lR8IDqDEn7YqgxGzYJv5Zn4wQqyn+KUrTRj0clC2H7Ba9BmLTNbIq+3yIpTDQ1SkKkXAJkyisHb9FRQKVvt0G4+6ECJQ9QOC+CrhgydFGXno5M5kA0ADXBbCp7gP//f5UdIV+LqNlPwVajYzcqvGaspyso/HzYiFFJYh2gF3ad12qZz7ORNDFjwiWIFZ575hXSkJS1pp/UTsPrEbvjaoY4KFTgeTWkHZR/DlotKyjwJpCNhxGxn0BymRJ2RUNzWlw5MHlF8GPnHY8pjEsqaB35tWvFpJWu0PfVMUooELaghHGrPnDgvEAUXhVWTYwfjOjDNjvFhWHuZoD3IzuIzkEWdZsA1iTLHuHaQTIy87iOz+6D0KJ9B5XM3TFFvRpZJDUZweRlkIxKVFphuD9iI2ksCycN9ITHuRjUPQnDUSgXBDwpQahIfTq6s035yxbIqn65ukH8FEXAhLqQOMLv/liCJODRc5for0DU6OJOGecxljs+tuu7S+ax1YNxRAlFYyAglCB8FZhCBTYj8BhYomBegGkwXqBcjODDFPPjWHnkIPQIcQ8EOkK6ZdPhAAAC4euQiAC7/sdZAnHmBTzeVGLxlSgXx6ADZ+iHGJzRYQytuev/iosvu+aBH3NvoEUrUFhaogAhLbUTW38HI+ZgXpKu5SAIuWOAEaAaiN1hzlKlXAhOUth+T64B134fJoz2GAg9YKuRQoIlFmDgjfL+QATpAicQDOiPuSEDcuTW5BiDVt3jU1BN2cIpCyKvdx3c38utDgR0cj6p3hnK9VZCABsgdBUdHpGP6zeVSQc52/4BAW/kg9zi1rgaHLPbLoNJhPYvfo8v9wOxWEcLaq3JMX/yiX2IMctF00MMUMbM7k2icTUgBenA6ydMPKZCHAJyt9nKiYGmnCIyiuhqOmbPAC8RA1KkMS8MrHJKjn0mHE9IPc9KJuRk/26Euy3GHtgEEPduMEsgy3AG6dDiYNIIcbqGDFCQM4dMY29mXFLCmrcIutjgHqWg76kkgFryBBtAEvdGYgZEHlFkxA1iggzAkhSkIz9ICwWuPeECYbtkEftHB+LiXiMq7qCgPtBqcy7AgQOClBbSlBlilx/mgshqPk2otHxGF7rtByJkH4zOJ4hIYIphDw1KYxDCv7zObG//gILZxmx14gPIJQxBSvuSzxErkjDi4oH4AwrdQP6agtw/qAE0oGx+MAI4iCEXqgLUBuPszlfBzxchBv8bqgVCQKE6yH2DCrHZgPq9iMOy6qnnYhPHrFpQ6McsInDfbi47bM5OgAE0Ir3e4xM1Yp815QHaCp7oiDuPIwG70xm9MD8L4qw50szkSk0ERACXYBCTUiBoEvxmwAAtAvcjpgQSgNSPQsrioODXTCL5zQyIQAByIxLk7qslonhTogXdQASlYsj+kQo1wrE8kCxbUFPu5o34gAAJAAQ/IA3iovk1ohDnbL86omA5ruiAjDM/yHhL7LH8zmAoBPyKwgHdAPYL/jIPGIxu1CpqgcgcwIKoU1IkuKwSyuxs8IoAUCAUCMAJ4kMdSSR9PZC1BKQjZmYS50wQNeAITmAHjcbvK4J55oIQIAIAX4DwTyJBEDAUVeocGOK9TYZsdIIUIyEgpiIeFDJdpxES81MsEeoK2jAAjsK6KShAWzMi3kQIaiLuy2SCjUSQpWJt1MIAnGDAU6IEnKAoXMIAX6IClmgF4UAEKOAF5iAym+JFTmEW/iAdtecP7MIJQkEG7iTiU0od4oAALuB4CkILPNICBayCCKDNjdA1t4kR4KLVECphgooAhm0YlusbeiCsokq/RAcfppM7qnI4HCZ7+wjkJq7l7eIcl/0MBQLuSwPmgJyAIqfGgwXmMwAGEW4wLaLOcexAAi7kBGqCae1ABaFzDXJNMGoAP6zmexHkLdAHAkruUDwIujGgbOqCDC/GB93gXQ1yYvdiwRrhFakuM7ZOpClmk4Omy6ak7oznQ7lq11aiYTbjFlRnJghBB5FlA63mkNcsIDwKEU3iA+NQID1qkQcGP+YmVe1iH4gGEOWuPgogyphIZ7omcG0WgxHgXN+ylyfgRC+kAkrOtG4icmKmZ5uLSQfPSLgXTLxW0AwAmyCGA3nuytvCgucPC8RghFPiydNBQOeVQDDGgdFAqJIWNH7FFKmyNjGC+4dQIeSBPvrkVTEqQPv/zuLVijTtIAeDMDGYsnHUwAYvJrSiswjBtFDBwp0PDxnvQRuGwzlElVVJdGQ68qzACgEAiAs/DnU8blBPCSMJ5H3kwgQiAUxtivvaDo55DnlBpw4nTCVtdqjitGc9Yh4BZo4EYwpJrO4NS0OYDSqOxVUIAhPjzNtYoSX0JogCFkO2j0+5hgoEQQQJYBLthAqhiKr7wh7bkF1LQF+BMB0cCAANI1u4pAbZghwNF0bxrhyL0Tou5pXb4kRzCiEuZnOxKrZL0gDXb0DSaswHKCDCQglOYhNyZFBU4r6mjt0KgPHLTVDEN2ZEV2ZLtUl6cQ1PBzewbTDyaB8xCiHx4qgj/sNC8a8wMycI6bRLCUKpN6IE4gD44egAUQD/5sFWywVbbAgCMHBLzyIjULKeeOaHw4il0Wg2PykiFZQ1VCpIZ+KYeGDpTGZhEGBFMlI0kiAH3UjkJlK9HK9W3hdsMNKtxvCsBw6DooQMxvIHFM41gg7B/yAe0Qj8YJAReMrHb2oG6awd4M632KJFkYjpbM5pcE4ClOqq2cKx0WJSn0Ly1uxtNmNXOeAIPkLKz01bxM5/oMUZkG1cSCzwO+aj4E42zwpTTfAp4MxW8JUbkUYwkaIBnkgJ42IHGtRkWRJ4D4APHeIuOo1UCVdj3ewAzgAvKwo9TIIQ8kIdwbU/tadJ9/7y4w7AgFKCle7ijuBTQVsnL9N1LS1yHd8AUs4Gb90nPReC/QfmH0ZWyjCguFFCCBhC8UOOehisYxMjTerwV88sP93wNyUs8DUANGESBRniAOBgfTKKsewBQArAmdxiR8fgHqEiH32yt1egq2vHBP6y7GDPZCPITz3EiucKNEqAr+YrbGrbhSZMUmyNHbvFByEkBrQVSqNrRgQAKDwIZjAicTajXygicUPi5f7jX8Ay0ZjPi5HSPEniCDpiBRz0Fcrpcd9g2MFtBtSvCdOjczWibQgAhCv2oFIiEQPomUZACA2ALwPNfqdFCwfNJQgiFVZyxQOVYkiQbhPQmQPqmBv84w8fITzXegVAg0nFrO34UjYEoAW05rKoivXNRTSkAg+AajJnN1YelId68h740w52MnxGM1iHFAeUl2VdeYViW5Vg+sPb1vCGlVbartzVzkYtIOzWesnbgu5ako+0DCu4rsCSoM/LM3VIESXgVW5mJi75cx2CejCRGQqMBRorjLvv8MTAeMFc8wc/rMGHTCFXqGEWUuilrtVGjZdLACM3xD7SNQGBpOWM5Fm684X3m57xqixLRTnwq2KxKDG0isJpawIxwR/sLw2HUF2hlv0WFWvUkMY0xFZDE6G6B1lIGgFDIoOihPMxVzezSpM91O4N4VhWICiN+ATC7iJLMHtX/YAsrAdIK+azEYkmOckc6zBfIgVbXgLpTfh9PnGRbpYRXFIW1cVwlVIGl2J46RaQeVUbZmRxpFJ92IM8JDtcdvYxt3Zh+sD8NGhIzlj6JfOeznuW0RuuSPYJOsBgpmwwjVp+DkOu2uNnYqNPWRaA8BUw+QcQlI0Y6NFMgpliaJYLKkxBtSkDGO5xDMMfxyDMcuB9aAxLzCWxydk+M8N5dUYHrwUg6y9S17pN4di/PeaJhGYBGGwC37efWdu16SjW6DSwgEVbu4UQZDUZXtD9ykrIslAIUOAU/3tV6TQeAqsUMckWpS84gJQRS8Njo6gEWurovNjt0EhozxiNK/NyP/2lqqGibRqhI1rgS87osOl6KnUg4O03vdciHwyHn5zGfn66aKdwxpw41ECACyQlko3lWPeI3qI6fRpCjjJBVj6tv8mnPE9jqQ2wKpSLGHrYdFDDHi1xj0bZwtcbwC4+Ux/ACtCoEA17B7N4UdBpjBB2P/e3QVESYC+FCgwA4T7uM8VAHF1CBGlcBHMhvTRCAF6hxCrBXzRjADLKdfBnK+KTsU6AfBdkuquU2sKJNo6CA6iOADrDxzwzNuEBnApgDOBqwiErOj9NwFwPStW0nT81Gl9Pn11bzNV+d4EHVfyK9i/qHKaU8QYHgCKDyGn+CJ6hyHw+0tlAykHK/CCCEuv+5BwimhAY4ExXg8yp/ghNAJGo+03gYjAJuKuxqB0EBt1DUlDKOMnmLi9/KVgCio5IUptVAhW/N65wtMRrMsr+0cQrg80ZXgRNIhL1wB3/ISQP4GR1jHsCWYvkzaeoJH4zgOYnLAzBgB8EyRwuq6k4Zj8AJaWQrgX3rP6T1TFrv82rHTxEH8wwH9zAXd7V2jHaYWbcka7djh8WgSJVmB+7pXxNjXQAq4MoDoPcwjNQ0Q+Ehao1wpMuG788uCHCGFX3kLsWVv/oBDV03RrtbP+66gwF6ePBTmHF/Crl4K2x0ztuYQBpm848HedLJYdn2rx6YhMGSCbQSkuyVh9/maon/VL/LQMDBORx+3J7f3qi1cR+RUkW/U5BBD+lUXqgDUlDQ/enfGgfN+K2H07uXLp8ZELZCSW/BC1d74KgoPi6zXo/WmNcUqFmleTFVmhzBqVq/whtSiF9cI/AHSEoLYIswTk2J04Cq4rp7uFU4XRjW/bAn4DCoj4ukx4hx8Iylt/hwN/zCHzQFW4yL6MsWbGX8VLsQOsKmXm+EgHf/PZoug/H7MesEiATT9NMYN4wjyLJ5MKZClqQUMCw/vodseabW2i6v4iGoEOFqCwp0LkBnC5xG0DNSP3z74ZUl4pzaeCfbYIIBYDR8Zu2QZ/7mVxazYrYOHOnhUVJN+HJpv1F2/+n1W2GCW52HBliEG6AuECicRSgfrR6MDrYSu40AqzYJCP5wG6JsP8ouUETp5qMeTzd6lV4Kud43gLjXLp07gu3uwSMwb4aBgw4F3iO4rgGKU1qO5HM3EQWKBkwEWiAA6EEcgiYLonyoEmLCeUQMpFup8kgHFBEaSFH4wEy7gu1U3ABE4J3DdvkOAu13Q4W7dvF6zItg4Zw7eSYiFHpwoufJdnGgErBwcOOpBhghtqMAoF+KJ/ciokx3z2dBFTsALZWJdq/evnz/+g0MeLDgwoQPG06MeLHiwk2TpoA31y5eFUfRJl0aswTFjutM+qAYqsG6g3LbWSA0z0g8rgXhmv9M9zXUDBcnYwps184AgEJhIw70+fZqoxkUBj49JRWtASKbCMC7/DCuu3s4TEnNNzidgRm+JT98uqkRkQTBGaNvLDDdugTx3LuPJ19+/HglDgwYsE///v3//gMYoIADEliggQcimKCCCzLYoIMPQhihhBNSWKGFF2KIYFPsGPXPPRmCiGByyxW1W28dlXAPBXcNpdteuaGVDlCFAPBABGE19dZPmjz3zosQFRTPA/OEFVxMagEyTw+t3ROPEVFZAONDJ1EQ1A4qOERZXntRdqVrBL3Y0gwnAFbQRqOVxl5npBFEgSaFmEKPbur1hAMBhTAk2BwKAXBCd41QogEYHLr/Y1c/Spo3l1wl1DTPAwn8k85ThVBigTv/tPNEUEPx1c4dKfSzAwUCnekRdU9x1EEJMs1JkKFXakdnerPKWiutt9qaK66dUmBConvJkwcl/Why3D1JeTklUJW5k89GSpgVqzprrkMVRBZQ4mgCt+V4UFNfLdTQYCGFqgKQt2na40GTVhrXCTP0A51Mt7UDTwpSfUldOy7MAIgp4KFFA6gRmCBPU9wiTF3CCyvc8D2JJFCCfCVEDJ/E70l8j34b79PxPiGCHLLII5Ncsskno5xygDHF1I6HKmOYQA+h4AvRh0yYQEA/puDQzjpSoDDPDW49tI4FPWCJVhJPUsInTD2R/0oRXk+oZHQPFLhDU9CPQnQCEfP0U4gR5jnVQyE157OwXaRs+dMN5ca6XmaW+eWOmOKyulFHGGlErW4bAbLDHcL5fLS5fqXT0kuHdUfkInP5o3OxMZ2zbD8opl2VBjpzqtukEfg40EZsSXaSCr1FIEVpPlNLb0KARKCBD/pQ2cM7B6ugiVJJ69r7rr4D/7vwwU93zzsEpJDHEXEhlMI8KAo0t3STvX3lZqI1AAZKRwDt2UAu2kmssXrJJTMKteGmkldQoaBqrNwmMOQprDn1JIkCPfW86i72lRDojBPhO3zZyDyuRBWGIbBhCVwYGOgzn4nR52Lx0AfH+KMfmGEwg/8a3CA</text:p>
      <text:p text:style-name="Standard">HO+hBC/XEKC770AcdJLOzRckhBgHB18jTkOYUYhMoAIAGnvCOB4gEVrkZSEjmcQoUVSd9jetHBGioghvqLC/uiNyhdmACeHSAADYJmhH44TmotGthb1nWUt5yrB2wzVxAOtbbNMM/viROIWM640PuobcOrCNqqSrBOQQyRBRoooYWwGFlBAMPU8QrEkYYpBFEMcgGmItRQetBHARSAiOgIBRcK9QOLheBeaSgAfDQwA3mQQfoCURmNBOLjt4FCBnSEAcmmAEKktSDRLEOBUoQxWeow5kIHCoFHYDHExpwAxQQwATempuOhmdM4h0zmchcZqdi0hIZpmAGPQD/gEIOtcaIIOtwKszd7uZyhDV9RCJrKoF2cqSWJpqgEw3YSqfAlSfAqMADQgnduJJItc9Z4CRg6AQuCWAEC3RgcH9xx3Vqxqp2mDIy3FLRWlAgihQxszHreGDF3kNR+WisP/ypx8dK6NGPgjSkIh3pgb7XIRKStEAyg5LCBPLHfgRKIEjqB00BUQiaooAIZCoRb27qgZ4ZBC1quWk/GkGKfgDiUC85yC1rStPi9OCSS7oiCmPSsDllMx+Yyh0dYKXCtGiigEwZjEt1hj4Fsi4Ce+PQs8xSHZedsx/jmWsjJqEVxOAgBUltBFJpWlMUqO51HqDa93JHJBMwIS13uQER/0TSiPHQNAJGaOScUPUb/p3gAadIql+RioKxoUVvZmFj/QjR2b5OrWV26SrdlOnaiL42trA1TI4at1enKhVv7XjBXbwEG3esKFSjakdoZDlagXzTuMtLxz+OIg8N4JKm4TJSXPSRAAqAQB56wRkhGrEDA/yWWyuCnQbksdL7HUQtYItsPhUmOgMYwAfpe9G+iBAvyfwlZ3T4V3gV6N8F/jcuEMPYAylmYIzJo4IaTSmDG+zgB0M4Qk1p1ggjDKCvUIqU6mPUPApRrJ4Y7QankC4BZoADeSx0HY16gAvyZZIQowCppygxDVhgkHzI4x2/PBQBGlACC2DllT3hB1gsRf9dkyiKt3S4wXBVdAPWTkdGlVzK9FaCEJHkSS/3KC4KLsJU7DEBN6QSgCZauQkimVgei0nIaZPK2Y48AXWdWAdKcAzdQlgvmxRg5TyeNwOinYTIKHwLSu4hjyewMqlEIgIFtAsjznCENPkaiIqIEAFFR2AHGliVF6sEZdmCerahHvUy52uAHkjxlIt+gqOz1FsVjONLy4JVOjgTio6EWY6jISdXSKUB511usgkb47y89jwfe6gvinTJCZxkEw3nhgJEaCUmccDcZCuqKbpp2VW5Ay8C4KBT90jA1/B0ggADON3+neh84lOfB8YjoxzzmIXrbe9749uDLDspvqW0l7j/UHo9rxFIpAKuPi9mOyaYslmvt60PHQVnTtWBeMtgAxFBpK8vBu+Wi+5R5Yl3fGFFyU3CBiKXtMllPRxKG8JzwyFvIRzAczpKgd5Sca3ajOFkXDKWtg0jJKN1PV/t+MyLMo505IPlvzVKEAXelbnMyeZVJjXVRW31qi+mU3Ny0cP3guS/XEYgPknbUU6SdLKrMEfVaYp2+ouwhBda6MVEHIx2ePC56+atAj8IWgJM6b/zJdkixLpfwGCxCDqwYilScH/y7fjHQz7yFerJUSpcb3RTp1tiB9NcNh90xYBpJUg+42vmpXe08L2YzON7YJ5eNwSKfTvcWolP1LPQiHjR/yF6V4m+3LY71vPFv/8mSKHbyK3/fu9cLTVNSuCu7udjHvrSjz71p2/96mNf3TYvfvBNoheHlX70yqdXOsSPOMwf2b9aZpXXqUMr7V8//g1jdxIi1m4JzoeCGu0YRyXv//8DIACaFM7Zm+2tXsvI3+y9n/CdRnXIA0WVgHaxn2EkIOahm7ckYAhNSfQhxat53m3MSsnNSvaRYAWaYAmi4AmqYAqWoItln+lNX2xFH+EN1AraoHu1x4HZXwQpHhMw3gUFYBAK4RA62ITxW73lytrNHQ0mhra1QwPRRxy4Rxzww+pc3RUKj1yQoFEYypbc4BeyIBiKYRiS4RiaYRnuHv8TKhManmEbBpihQaBFwZt8UNAnzJt/EGEe6uEeblBMVN7L1Fv8CR0bEuLo6UN71F/ElADF8EMCJAEYLCEWSiJjlGBucNHhFGImuuEmamIncuIncqAaIhMokiIatgeB3V9F2YcX5Ed/uCIfwmIsyiLIFAUBIqEoquFbyEMSxEAipNw9HMARuEcShJknGmMpdoWrTBnv4OIkOmMzQuMzSmM0UuM0XiF77ODhwVvEyIAd7l//zWI4iuM4LkjRAaKFWSPhzQkf6ENieV86BGM86AETHGM9IuNrcJOopOM+VmM/8uM/+mNAAiQWFkQiOBAEaqO8uSIQkmNDOiQ5poQtWpj/PVIkw6BexnncFKiDezCBjVXkR56hbnTJ4QhkSQ6kSaLkSapkSvqjRNSH4s3HxUQMfuwfvT3kTeIkH+rGH6JUhK1kRHGbzZSfF6hDPMRBCbDAT7LklNgc8CnlUy5lVELlVEplVb7eRO1gu1nUDmrMvG1MToJlWAZgLZ6jT1qlMfnXFPBAHMRBHJ2lSqrdPcolSNLlXNplXeLlXeplCh6EeUkMTNoHBLKAN/LHPoCjWCJmYt7b1lmehe0lJ+oGKsSjHvgAVSrlaTxmXmpmZnLmZnpmZ4ImG7LbRVnMDuqfgg2AYqrmajqYQMSaRJqlZcrWQMhDCfBDEiTlWwpkGspm/2/qpm8C528KJzNpBHygIv5hjA/WZMewZnM650cxZllCWHAi0wFQTDx8xHC25GdyZ2h6Z3eC53eK52f6zA7+pRxmpULO23OyZ3tmkEPQXE9CWHiCJDAyYorQ53iehHZSJ3/6Z38C6H+GVuLFJIG5x320YmEOQD24Z4M6KMlsHWxCmH6yYeVZ54E6X35qKIVy6IZ6aIeC6IeKaDoMmASp4v0NJuN11IOyaItWSEG8nHQ+WIDWijsIggz4QAJETGLphj7QqID+aJAC6ZAKaZH+DlaiYipejHp2zIK66JNCqYO0zBGiI5Gihz7EgI4i5faFaJeO6Jd6aZiC6ZiKaQLlYP8qBub90eQdrmiUuumbCghXxGcBWin5wMgBFGUCrINHlimZ+mmfAuqfCmqg6iW7ZSWBzgeT7geDwmmjwmmEyqiDGWlg5MgUCGM8+MABaN6k1mmncuqnemqoTuWZlubFGFjEpOhCMqejsiqUpkRjRtigZp8gHIQMXCputsM5gOquimqv8uqv+ioTnuIcyuEDnaYr1kNqtuqysuhOUmmEEar6tYM+UEwSkECuyWq0amu2cuu2emu3Vp9BYowqXqfisWJNMiSzqit7lkikNhiw8l08wodx0qsPJCW8Biu+6mu+8uu+Vs2hHiT+KeqqrmvBNqc5yueM+ipBHEAMSOFWNqL/FPKDFPpA7Plrv2LsxWpsxvLnsGrjVuYfah6mwZJsYkakuzIYsBZalr7HxE5hvQrEFIDrt9LszNpszeJsdxqqiR7YX5aAD95hupbs0OakCD3rdIrq6AWcF3UdwrGAxXLsxkpt1FLt1A7kmSbpQdqHPhCmK7Yp0YKtQ7Zrwhbht0KtC+Zs2t7s2qpt27LtMQ6YVgKm/Smq0Ibt3YYjwtobzraf2/rt2/5t4ALu4KobFJpnHLqHPixnsuJt44rjyZLtu1bt5Fot5Vpu5WIuLnrsVl5ngbGiijpu6Mais8Iq0mbu6V5u6qLu6qrurTwgBKUpD9LhD36t6NpuEJJl5KZs/+uybu/y7u/6LuqeYmlmLap27aLW7u0qr+Rt25zeYvACb/RC7/RKr6f6DOxu44HFm4oq6/J6r+QZoYQ+GOGSr+Cab/mi7/kG7lwYHucCZgStqap+7/xC3kDw5N6mb/6qr/7y7/76r6AehLjy4hwmZIL2x8jSbwKjo7aJr6RWL/VC8ANLcATLZkzk4EsWL1Ieb+MpcAdDq0mhbEpR8AST8AibcAlDo5kQaxJ0rmmqaPJ6cAyH1IYcrcKe8A2jMA7rcA4Pj0EM73vw4kv67LmipgwbMUmZVOnaMA/vcBMz8RM7Me29mHkKMbwpKgIfcRZ7UAg570SCYNSlXiS+pdGiHv/xRHF6EB0YAwYbkZVJtpHVnXEc16k+aSUBE9ixWhAMa/Eew8wAhjBJ0QvI2R0b+ybEjZwZy3FglEjaMQxjOvIZlSTEYZ3OJTIUC6iAWZTPfixGoSvB8vEnYxANK7EDqw8YO+Vwsh4z5Z4lG4YjUQu6tVwsl7E/loi/RdSr9Fwl67JwIuK7pakq4jH/dS8oEzPK+LHuijBaHBoO9dmhRMAMwEOr/ebPRMBNcFrwnFcKsfJitBXfzF7++BVnnRZOkYYYT+OKzEOxUB0ZBY42bfMuB+jrnirnFliCeaUnF3M+jwwXj3KDPVxBPMEOgI1N9RVSFcLQ2HJVdkfYoA/xOAn/lADP9MYSmqRf+UDFOHMWIJACIHyS6gSkVcSYVJyh9MDzO3esL+Pf4Q3sMOtzS4fIvjVwa1qFzhRCVNzAAzzADlwSTRFAef3mLQVKHDk0WJiA8MiDCjyAJtCAdsaDFNwA/ciWaJUGYCTCE3TAIPWAETQWKRAAEWR1D3RAB6iANPMjOicLqWUTIZt0SVvm8JYr4vlsgu3fguqxS9u1hBhhPzNYOlgFLhGJBdQSQcgDPNwFEWmAL/qpjkhH8OBTrrwLkYRbf/YQa4CaaBXj24nfJU6Y+VVjGGOgJ37R7kwdW6+1VI5mTGbjAw1sXd91azeI/dawg6WDpjA0eI2cXLjA/wOEQjcBZ8TlRkZUYAIYwSgJT+P8C4ACWSEIWVSvyVmwisLMjWm4jBrv4xlhyhi6TTurNWlzdzVecOci3h3TrmuT94RooF6H1D3ow3+YD56pgK7yXkz8yWrEA6ZsXd3VMiGrcd2tcRmPEG0FVelJyXYTRv6glymjXoILhAt8DXREYhobcn/vUEJ33H+8MbaZ8iI7BJApCZPcXRuZczpMwVygRFPozUUAN+bNSNvkRqylchqDeGIQ3YAP8oBHaIZPOGNEndeRdGl3d1v7clamJ+MxbnkbuYN8Txc32Fv8R0L4hgXEyupdy7C0hS074SqzMcL99yJT8sjlHoGX8pT+9v8bH5xfOIlvCBOF491FukNz3NeEp/LC9V6CdxyN0/kgv/GPePZbYMtqwBKIY3ir7AXarV0IaQ1Fp9sl6l6s1HnqpTJEPJyG83cp79DCfblAxIqHFMQ/vNXCBXqW5zj/bBtKpPWP+7hp8+B5pvYEHS9/HPmrL0j4/rFITUvQ6BTU9UXjoIAG0Fk7XMdCuEACNAABhEJNp4AGeDjqNXUKtBIR9cBOQUSV7E4cDHsoNAIK7IBbmHNoNcCtlXMsoUic4ZJQdAAsEUY6CDeUoMWv1wYIoJpnGYeL5M9RHYpfoZc84AAAXNImEAIAaHt4MQGiBc3ZGMdIOgSbzYAKWIDzMBv/U5mAToMNkTw737VEZynaWW3Gr42YxJNJ5rVDCwTCIZxZIWSSC3QPm1BfNkHESRyavh/KDNWYmOHTCURVvPjI6zBEd1wanOSBWzaHXxOAVixcB7ZzEI1kPEQR2MzQE0T6DpXAO7h8kkTAS1DHrFlG/2L9/7oh1hKruy3ecrI2rMM6bKM3SB3EP3gNIAAWirndayzbK8WEnZBHAxS2ODcCAIwPRNhFIWy0X/21ox31DeBZB9xFIZwST2sAj26HInnGUTC+KHRABGwCUdHUGtVN2UCJ94lJB6TATdlUUoHbW4BzXw20QcXBcIezXDmUuddP0OBWV1ePttcLn1iamy3V/xOACm7RVLKwmZuF8zv9xA7wFU0dVSOYggUYjElMgQC0wRIswQdwdCPQCCvhmrppCe/Iew/E2Gl9VjygxEN3dSWxl6+bAo2gWkYXAgo8O7kQNB3ATXDMjVUhSwe8SU0lFcGoWZYIfk1RfgpYG0C4S+dOxY5+N1S0a3dvYUOGDx1GhDhRYkWKFy1mxLhRY0eOHz2GBDlSZEmSJ02mRLlSZcN18RLEgwmzRIISMuPdjKdvwL6eP+sN+DeUaFGjR5EmVbqUaVOnT6FGlTqValWrV7Fm1bqVK9OBCvP9u9eVbNJ2/yjc6EfgXUOBbwfGdWchwrwZLu7dg2dqral5KTrAM/8BAMUmuyccFpz3twEODTdQrMXxsOBaAqFuaIDXgcC8fimeyBX9dp0UQiikrFO4rgEKFAQoRXhAzwJhQCiMxMsYN14PFBEsvNWbwjIKTSbg9aDUb94OCvf0xTPwDkAhAg1UqDBQIt+9BD08y373bkaERigagGknMMGDyM01N7gxzzUghA1xEABEIEIKCyXgkQIxE+pKwYh3nuAMkHkeQKwEF1ToIIJCiHgnuxPkyUsFtTZJoTEpbijkMxzSUegeGtr4gIMcHBHAggfqQoG+Bo7oLqR0NjxIhYcYiiOSeax74B0LZkDhtgbW+aed3jZ5LQIiTkhACnj06ow/Anp45zH/zwiYobMdTHjnAQKYeyCBewQqCJAddlxIBU1IIYAAFG6YsoHORmRoIXj0SyFLFaRIYUEAKDAxRzbzGU1RuBhd1NFGIX1U0kgpndTSSjG9VNNMOd3U005B/VTUUEkVbR2bZNJJpphsiimee37yaZ9Z9ynL1ltxzVXXXXnt1ddfi1IonXzOGgvYq/L6Bx7ibnhivXQ4ascfMhHKi89NjixB2OHOMyGvdk6Y4bbc8rqnhNZQMJOhHG/rIB6B2jEAgHa15Uid1ubp4QSZKCACCSTouK+dfOTRoK4dnL0Iru/mAQ4iPgHpJwIN5CnxnicEnVieZw2YYR4CSHSnu3vAkGJC/0JNbGev5tpkwgQC6GCLoe7ONVLHhdJZtpB5mv3KxOSeU0ihJ9QCOa52LKAkX92+BZcI+kSJB9p2jsCXiDPBdSSHHDxwAgyG0nlih4jRY0KkNNW67yF5pJARgDa745PnhNLpDUjcmH6Iz37Wgkef9drz7LYezizxHf0IoFKhHBGysSA66IigAW0HogCAftArIa4nenhCT2jl7YcSCxa6Z8M1E2qJpdVVb531112PHfbZZa+d9tvbeWkmVnVS1SZ5Yu1J1mOJL97445FPXnmt3FlvYLGWf0qfvw/vx7mQ3MlPxxKXBeQUwoktVx4CQyHCgIUs6AzKhhSy/LOEc2QwAf+f5cmDkkJmOOGj0gpB4gEDEpCAfiFhBP3QQLny0rFGjA4jcomHERpGuofkhz4dKIGezNWaU+SmIS4Qlyngsa12vGAHf5lM05LQAfpIYWMJIILEKKanhcTBNzdjSH6yhTMMyvAexHrgbw7YELqggHAKUdI9FlEXKIklL+6wXChAk5f0cU0AOtiYiaaFORrlI1MLIcgNUAcRChgkig4pQQd+w0J39KYQqGOftfQTgdSULh044Es/NFGo0p2ACIWIgAnMZjpNWC8h6xrkPIgAgm+lY3wR6AeU9NS8dkALTekoTQRQYMF1pU0F4bPdJ3EXSlCOUpSlJOUpTUmSU+UkVbv/m0mqYCUr4dWjVtGz5S1xmUtd7nIpJSJWsXiJlHvkTD9sstQ9sugcNO1NZhZ7VmVAsyTwEGARTVvIGX9jgsWBUWbDXMg/MEbIjvigAf1AgvlK4AMQPAAJS0gBDtYhwweGghCpkRQbCaBNvfHlnQP5FhIjAIi7lCheHkuc8xSStHwlQGg4O1whIhGHKs0DAAZAE1gmWT21uYMGfEncQ9zxz9LJ8F6uQZLQhkiuhvjoFNRkwtHucYQOEAI40vSjKv7WDhY0sT1HYsJI4MW4QqKvMz141TDfcriF2nRpKRvI3polUnmtUB0lCmlJ0aOadJCQkOdIk0Fk5sW8hFNgYAsp/7yURJemms4gbELlW1MJV7nGla5ztevt5MGqV7IyJ616VfBm1ZNgDpawhTXsYavCvrAYq7DQ+Uf13DoSuRFqmJOlQEgh4o51fuwd93BftcrVPNaYNJ6VEdizvri9St3LMx1QzT1YMw8kzIACSXjpatCFJI64IwEQdFhDJmvRlN2DgubDmQv6aDQ9xUMUv7EAtCjJEIjlzwsaIEAhjFACgWCwHaZNXTtoQJwdvGAK6UDFJI/IkCS8wwgAmFPECNEAH6TDC0iLwPcYOo6FUEATm7iBHtfDkNK4RgolsFwhUkADhJqoZlkl6HkdkpeBuMMdXmDcC1AxrBIY4RQ1LW+5iP/Zj7ukoQQ9KARqNjbMcq1sBueDVzuQu59qwmUdGiDtfjnZkDfZcJLrOZQKvuLPEtCgAzNIQV36UQijbtM+nbzrk+saZShPWcpV/qTuWOlXV+FkJ4ANLGLBHGYxjxmXDV3sYb+ZI5B5hCF0EbEL1iO3FhP0IemgYQS7q5Z+AEJEbcQWcwAhOdUIlbts1RGmqnbje5R0E5GgQBxeKpDRZrUjvQnFb6XbmRb3+C17wZ8BvtKxj4XwIWzcRCP41o9GbELV/TDMXRKNmngK5JfdHVu1BLK3TaOJIc0DgwVSMA86JLkRdBAResBASQEUNQ7b1YeaRJRqQEybbyv0QWUqCi//b7ajwUgSTl5+SVCRDeTH8GKjtF296lTbhQL5wKcGnGfVdNBD08JtByrS4MFNHBQiSFMCpdmKurioiU0ghZZ3w3exHdgsYusuounU4lYqT9zKFaf4xS0u5VVuGSc1qUmqmABY4ZGZ5CU3+cnJwhD9AhPN/+gY5ua4W2zOI7uV1fQJQhqR7/hRm3xS957RXW3dnk5g+t1kkyVFzt9425INUMIkjGAAEbyUIUrP6kfwqc896afFldTbzR9iACJ0SHEM4eOfgZ7qPzfCfDHQWg7YEIIQBGEBXxuYUNsxhQJooA4f8AANFsAECN8jHh04BSC2VgcPiEIDb5dDC2IAhnNY/0AJoQiEFZoQhAPkg0/R3nMOVLQEJOwZPSEQQ98PQYMmdIEHvG66SW87ySnUQAdz70IMFnAAfazr1kDWRwFo4AEOLOEDHxg2q/e8M4EaQB8tkMMHclCEINA991u3y/nyoo8YmCAUI1CCP76dj2WH4qQ42gEpGocm7w43z+LMnQYIQYoFEWAHPdCAKCa05PYjCuP9z7j/AfD/BLAjdMfj/IrLaIInPiFW9oGWUO4BITACJTBYhObMDmss7AaRTkBS0iF08qnX5AzUGsUMnoaaLsYDGmEHLCA7niA7XJACVOBVcCTigAwuII6Q9keDTgq2WsPyKEAPIo1q0MWeKqW3Iv/oYTQNzkRKzlwgLkTNaN7iBB7gY7DDBVtQBV6AAijAAELACqKg+NigC8SwCY7ACwSCqxDiAHTgCooA9QRgAeCwXNLnMzTgCxaAB8yhCwKh+C5v9XjABCjB8qxg7lqPaCjKAl5ABWhAABjRCbKDAmKgAASgDjjAAwSAECXMHWpGCWiEHe7hAGrADuZO7kJADINAHiiMcazgABagCWTBAz6gDuSgEVWgBa+QAhKAFb/gCz8gDO2gC+yAB0KKCdMhHbSvBTQAELYgC97gaBIKk06KIAaJTYIKTgouIojOyXBAUAhAChhKiOpiySCuydhvAM0xANHxHNXxyVYJAVfl43T/4h4WUFZkaQLt8R7x0bAagligJ8yYaREkSSLQxB0OZ00oYGp0Dc4oqSEoYAb6wRRwYITaSgXGgYdGqtd+zJPQhscwItbkSyFKCqJcIAlYYGomTbcyYo18S4Ksb84mwo6ub5LcIVz2Ax62i/CMwI/awpPAJh2mQAd04AueLwcCoQVaMQiOwGxUhkx2gAaAsgnE4BJyIAqc4AoyDxUZZmIKYAGuYAFioAWiYGsMoQXkLgg0YDl6oAVqLwiY4MD+Kw1+EigP4B7YYSBmTwBg0RKt8giaSJpCwcFmzw6CYO6obwFCIBhxzHqcsguawAnkIAfqoAiuIAQir3mKMR3OYQoW/0AHnKASPmASigAOF8AOvmY4lm89piAGKEAKlBEJLKDf7oHysipR1OS/KGNsEGUiCE2mTKpeTCR9lOwbM3JUiLNUjLM4kfM4lTM5mXM5nb</text:p>
      <text:p text:style-name="Standard">M5oTNUEkHL4BEneOcABoABaSUfubM7vRN5zKwfwUzsPGOgROpzDiyTtOupTKERPMBzmkeGsqii7oGPGoEtTGRY9lFoZtCNtsvHem9/2gY95stcpEC2zOen4EXpOHEdHIUh7OYQXrPT6s2L4kLO9GchxK4QIDLIEsFkcENbImKSzGEBps9gKATU8k5PXMaRouAS7eAI3oEMCsERDKAGrqArvSBcHhIHCkAHgqAJOJMIJv8BPWJAB4BRDMIxBIBU8/joYwTAHRhhM+vORMKujw6hCOQuBsqloGbkCNKBK6+A7qbgW3ZvCjYvHcaoHywRSHkADPLANTpALZsgBg5AaNLgHrayCawgEiYhAt5Bkr5iovInLwQhBgyANZfxDb5FZGKTEgBu/XiPI91kIqXpY1iSIc4oFNaK4FJnHUE1HUU1VEk1drBMVXYHVWMpeBzwO131VWG1LASCHYyIsRDrHqoHkUCA/RbiSa0naCYJh9TzLEzkzuLrCNxhwDZBXW7SQnkN4RxiBimVIqyuAeIhEU6lB3IAAx4gDuRNCElrURrCboADLqarCSdiWWLS7AyqLf7/aVl0BKniAlp+lDLvIEQIwB8GMlG8lA4O4RLLkN4aocVY8Qrs4ABELQXggQd0IPMWAC+PRB0KYEzFQAkK4QGMshV5QB1MRn5+NBhVTGgy6BQKgSpDgC9Dqn6MpGzUcEyTjX0aAsIoAAX1cgG84BzCyz5oYGJJUyCgxR1+NAgo4EccppJ+NgTb4W8OIAE0YB68TwAS5cWGqPx27BoFiZBEI89QJx+y0l0Z8nIWiliEiidHtWxL9WzNVlQ3LlW5DFX+SpYCq5ZidW7ptm6dgqCex1YRi2MdiWfgMy7WAdjaKAU6y4iU5bo+xgRQUVONQEbKyNZuQxQY6qLAxQg0gHJO/0fiIALvNiIdsKoDDAAmDOABtjW7zkrAcstBG6XOjBDTlnJd3YIY2QM8UAwiGKYfKMshjkADIsEJPCEIWqAHSBa0REYKPSMH/tVOp6Dz7kLv5m4BROBH0GMw504FAGAemgRJ1LAJznITAOAFDsAqgyARCuLEitJlFSIBOiAPVIOjUqAQ6iAKIK9c3sEvTqwBCqAAStFOvaDOijHeSIiKmiDZ7oGGCqEQAMApdYAHzLAEOqEDrMAq+zSCJIkdMIsY8yIN9OEFNGE/QkbeprZ9C4IUNKGQ8mGES9hGKgnvZk5devVpmEMcfwy1orOGn/OGbTiHcXiHdbiHeRhTCrCVaP/CbW1CBrxsVuw2iZVYiZ+lVscsgxwpySIAAHrgAXYgigEhBRbBbH62jvTDNU5hBzQAB+QjPBQXZ8aHTPatB/zhCaRg4QiU3Dip0KpWBbxKXBusA0AgDhJgdDFgtlxgpx6iWuMpIhiFjcr1K7THuOrMHZBWwNqmECjBCCygAxTM0AJtBkxABSyACAihRmXBYLtgEVBwEyJgBgSAHnqATOSEikJA8vxBUO4i72ovBnjAfvohFHaADYqgEirv35Dtfy2HzwBAA9hADmjgTe2HDiDTAzRgERqghCjNHciJEHKAA9ogEgRj4SLAFE6jAWKgLDeGUSSiIHKgDQSgMinsBar/YxMUjw0EwASIoC5mwApqzwnC8rc+bJnqrR6c5x5eDoSEg6jKRkPACLRuELRk8h5ICP1UgFazqDmQgzN+Q0aMQDh7b+XQdqPTlqM9GuPAQK94p23jcR6F5yeWOKVV2lUxygLB7CzcQR7eYT74htUajg7YTVjM9bpmYJ75puHWIjUMzgdMBtX6YdjaCFPNUE01oRBy0y3GyI04YrQ4EQz4IB/UoQPIwX9Cdx1yLtE4sUYmQjSy8jVxZm+My6kwVIyud9gwFV6I5qhTTa5xwyiboAnsQAPaIAeQoBEajqLk45wvMfcE4BByoBKsYCtr+QBoKBQQr/iWIBQQIRJI6y0a/8nVyIGKAg8MDOaaV2TasIUALKBiGCIBSoESiy9i9qMD0Ci+cG/u1GOsGWWMBJgH8jd/ZcGwr7n4Ro8OCKEH7FQHvBD6isBOKQy6dE1/pqY+PSYF6EEuJimEF2cH6MCtlORxNBdeotqYNLEBsLjaZqAHJoSD8mFNI6uj0fuj1Tu9USkROq5taeIdgQduG1BuV/q+8RsCe82Jw8ya1oE8kIw5sMSiDI5CAYEIYFATCuM2ENys4oIhDMAIkIw+PEQ3ZLI226TOfiwHUYD8VLekoM4A4iAOWGCSfKAD/rIBIk1cf6imvu4wMpGfYXc9+gUFVq2fQiodkkADgi1iWuoBKP+ACTITDq3SMfsOCbJYA67tBpBXAICxC4ogFfxOAKi3TuurBDTAFFKBAz6AEkwABHJrxd+PAEh2EqgyCAjYC4+cwr1RZBUCH/AS+ugABRD8XqAxnOfuADLlTQTbE+66C0IAr60gEFKk+OLkAV5ABu5BEMyhBdSAuAM98uqySgQKMRxiQz/qjWSTRoaJhKq7kwzp0+/Yi8pNIZhgESBDwK1VrSJKjsOIvdc71mF91lnnVD6uVVB1y2BF5Ow7v33918Osx/hRby8QZvtyvzUiPz4tZCXpl+BiWxaSh3pNLEpEXCmJbCliYIjFGZvHHfShBOLAttjnHO5tuTOioSYiE93/fCHlwpvSvSL+wQaHxR2mgA9QQe9q766bIAQWQMWWhYryfd/tYN/xGq9tFmzaARR1NA3InV+RikeKcfYms/VmDyhbr9oRyEoFAUfJsIeWW2TaoUSv8kbU0BPGMNBL0SqFlAxRkQ+6nQ+mYD22EuX3nQd2b7hgM7oaYt7vLVFodZIkLGUSpWkgYmroSE+8qkvR/dl5hNadXtah/uktAgzc8R2J+ILoezuBfeu5nrAQyqURC2e2ywbF/lH2otL/STQmIudWF6bavSMyxevEXukP4Ahk4qfUnlPO05Chi5yLPudGYjTAzUYUwh3MoQDwPAguni42IQq+AM3NnSEEwR12/yoiaC8Yb7bHMMIdIOxjY0Aefg9Ik43t3z4dSlQHYhTExv4T1/IA6KySJOlz1JDfURHwYVbcBMHNGyINaqAVYTtrhSMdLPi81r4YbVDbbH8jIIX91H7nG0Xqoz76of/p3dtVDtA6dYIn4Balu777vd+W2oHc81bMOKUjiAl2QUJcQQrKhkkfjiAmfqolJKXXHsXBS0Um3bx5LFgQDDMEeAAg5MUzgmISmxYLeIxr1y6dO4fu3LVj5zDdvXQHdDQ54uVcO3f32oUcKTIdw3tTdIQIAiajnRjyRMok6RBlgSZBYoAEKVNQuik3Q/DwYvGhUZMPL9YocCWIl3wzZbaDev8vpEWqI61OWdCkibqQJ0VeRHXvQCIWF4+qrXg0Ksm3bsXGhUt3rV22eO/qzct3r9++gP8KDkx4sOHCiA8rTsx4sePGkO+uS1AinuXLlBNgLuFlwD7PnvfV2/evtOnTqFOrXs26tevXsGPLnk27tu3buHPr3s27t2/XISW2+3fvt3HXkfPeg0dg3gwXFudKp1vy8WKG7g5UToLWevKHIr1LrGgVpENBTJvwYMG8Xy8BV9R7uegWbroaXIc2nC4znb4COgSxwAIBfqVXcOYM2MURVdHkEFAhdAUGQ9IxBNQCdnAkEVhi3TPehlGd5A5QTdjBA4cktXNAAhRQ4AIJ1MX/yJ+MNPL33Y3i4ahjjjzu6GOPQP4opGJgWJZZCZRdFk+S8dwD2mf7QHnclFRWaeWVWGap5ZZcnsZQOlAR16VvM5aJAwH9zGCAXDW2Waabba6DZDwksGASnG/OCB6ecH2kjz4erpNHJBQIstVKMfiTQj+hGOEJVxnq09YU+uADaHUZdTGURzRGJ0hGOsQQQggxgEFYSPoQGASDPHmYjkkY6bDAFTGs8xalMjAElTs1aLTqpWAZag4TFLYzhSA+JRXSFBmNeoBFcG3VIgUviMBEkNjWlCef23bL7bfehgvuuOKWS+655qbL7TpKKnkkZk4+CSVpY9Zr77345qvvvrt9/6SrmPzS5iNzgBBhwJAIS+SOPCU07DBm/KwTFroUezvFGgsEEUILgeTwwSVRFCGGI6ac0k+ahQJ4RQh2COhyCF2wJNOIBax0xLU1GmVszV2EAEoMxPJ1QAEDFr1SCEXHcEBaD6Y0aswCLiBqQg2lw0476EGqcdEDthyTVf81FUTUCzyNE7FuuSNIDNNW60PCcGcrd9x0z2133XjfffdkSy45p7uWlaAPlE+OFvDhiCeu+OKMI9eOR8MV1zhr6rbD3CYznEBhxZx3CEYCccQTBz9xaKaZPEzrTfd/XTXRghxhfMDBB0ssgcQkgMxjcBrjbCXryl313JXM9GWnwxULEP912H86dNGFHc+CSFJGXGkcfBPPR8hDdCNdCHMTEbbehKnmSZQqVzrYgX3rTUnsIc0Rht/F+gseQBZeIk3B9rQnMEGR6gDMmwADSMABGrCACMwLu+KRhBi4a06V0YyTCBelz0zughjMoAY3eBuFTQVgHPyHupbTnOcU5YCN0Yc6lpSAFmqmBEwASwKDdI//DCgEV/CEADxQhw/cbhMRmAENmMC7VxlrQOIT0AGmkI/gvApAG5lPtw5QA7ERZS4uSSLLwreqt6QBFWrDTxAChJMFLBEsFWGIOYgmv5eA4S0/IRpX4oc0M5qkIWrRShBa1D8UztCPgPyjIANJyBkWSTP/mwFcZfTxpNB4JoSQjKQkJ7mv/YRJciEUT0M8xKGJVY5zULlTgygErU+akk8PQQUqKDQFd+hjCu1Y5Vgo5I58LMRfSAnPq7gHkVVCpFVv8g8apTMFPtBSKiIRxCZJEpGPoKSGFrkUeNqxkJDkwyK5jMg176Sr/WwOm356lV0k4ktXde6cp0wnOtepznay853ujCe6Fmi6JPyNSZRhwgDkJRp6UfKfAA2oQHPjrw9ikoM68hAei5K6QvbFiZ6Up0TLM5dSlqehOhsJX5xIQ+kchSZtcdVdovKhh4oInA1NaUYfksYaOWSiMIWnTGNK05natKY45dNk7GmkdvnNMhNs/6QFB0rUohq1qA2BSuQima6kRMWhinnLIHmEUbbk9JM/guNfXOUvkVr1pmC9aljHKtaykvWsZhWI6SrjNyb57QBCreBR50rXumrQg/kAIQfNBdW+TjUvZm2n3PJUk5YGFq2IPaxiE8vYxTp2Mmz9aU+ZFK95DcBwds2sZjeLL28uFZJ+De1fRxvadYr2tKRNLWpXq9rWJoyekWUSWynDgk/EdQCcza1udzulj0AlrwfdoGMbS9zhGre4yD2ucpPL3OU6l7hFmmwE+8YkRlJQrrzNrna3GxvP6nWDrg0va8cr3vKS97zmTS9611vARCAyHpEN3GY6c91Hcve++L3vhv8uydTm+ve5AP6vgANM4AEbuMAI5hy7MkPdOb03HtaVF2bzS+EKb/aOBu1vgjd84A5z+MMeDjGIRyxibrkjukqKL5JWrM/6+tPCMI4xUX3LkO9qkMQ4LnGOd6zjHvP4xz7mnEMW3NYGt8tJtp3XUGXM5CZL0pvA1XCQgUzlKVu5yli+spYBDB7Itmu2fYtHDFgg1Mu+2MloTnPjFMZfSGb5zVuOM5znLOc60zmYPKGnkf4WXwjHNUpqDrSgEQdlG2dQvYhmr6ITzehFO7rRkH50wvrjDr71ucGIDKplzzzoTnt6Sx+5o6ExKOlIE/Ae8kDdne3M6lW7utXMZUtI9Mz/4EuXAK7XrQduP83rXlupm1F2M6xfLRJ9MOEAJTV1qZet7GYz+9mIfuqJJStdBjdpn5vmtK+3ze3bvLTGwb3xsMddH3kwgZvkTjex1c3udfPVLgtsa2X6TBkZ/Fnb3c63vltjyc+G0N2wRvXSQu3sgkP74AZPOMIHOBe+tct0kuVMmXW974pbfDUT+Ve4MwjwLBsb2R1vt8hDTnJ286UdC3YwW2c7J02HBtAXj/nFvbtxDCr85gk1N7pLzvOR+7znQH6Il+E7WZ9GeNMyT/q+X9rmEC4c59YRuPSA/vOqU/3qJRYIdeW75yS5PEoTVrrYez2eDAsb6yA2tqqtzna0/7f97SB2ONHX+vCvS2nseP80dpqOUKg/PTJeQB1iIxKRKVwEUGn5CAt8chH6fGmGEbmHIPSxycqBRJlscrvm4f5zlHf9gXS3+5LzTno1w8rs/+Z8jlGt6quKUjh3ZOa3N2dWh+Tjao/HUVeFo/rebz7kQ3YrtYlumaODJuylTz6TJYL7UV/w9yXWh87LWqy0yH4/VUljXxsfpMp70vfghz6d1brnz6+VvvzEt/LXj99C1/yCfo8/Y6QuVhuq7/4wEcsBRgW+rrBsQmIlCCygIs2zAFWRLuyQEeNzgOIXfg5IZ3JXfpcRWYzET/bFfhhIYQUVbKnnbt4kHB/BDs2Gav/nhkCw5Dv+NyorsTSvkhEr0zJQAwYRAUh3AiBBoB/nkg4AsiBe4FQP+IMNSGWwhU9FRltJVji7loFKyF1JBW5SRmw80Q7qAHExlHapNnUyZT5l8zxREwMZwwMywSwFAAZyhBMyCExgBR4KeCI70g42CDQWcQ7yN4d/R4dziGKYwXUTiGvpt4R+qF0b6HyT03EVkQhIUjow1GyBd24LpTo11Cstsz01ZCHFUiyx0gSlMoMJNBIAIhReUDn7x4NBCISkCGQ79S5bx2CV5Uij94euqFlW4YRnN3JQwQRTmASUwR0kJg8gF1ZZoylQwUTBMU2oACv3AEVBsA5oiFMEKB//IwRFN4NNdliH1DiNUBdd97RyKVZbQoV8r/iNc8UQV8OBuPER/6APxHESVwJwIDEFYDBvMZBPQUaCKGQs6RMEgjcT6KYzKjIqLKGJfKEPoiZC/rE5cHEOdwQr0IIXjUc0zshMt0Jwu7Qf6bBKB4AhGpIO1SQV6TAfjteIRaE2ynJ6j9cWu1QT2dchYmEX5gQSF1GNMGmNz3aAMkJkD1dkxfdnSQiOPGlUXyKLvOEOpVEcw2ElVncAMRAHSSAn/KAH11JqB8AE0sRwCdIUE1Ie2oKVHkI0XZCJd4EU93AOVdFE78N7JBWHr6JUugJRzciG/LgfzSRVaeQROtg80UhS/4QnFXtCcJbETe4AObVUNUYxjNOEHZqYe0cBTpH3faPYmOpWfQ2XJKgYX5SBfkjXk5hJVOCRD3wgiLGRDsSRauq4jj+nHaGTCAdwBPk0gqmGlapjjyshgztHHRgRIf+4jBsyNKSignZgRygiExZZNipRIl7IgknhDp04FK1UEQqIiUsjVRcZA/03Nl3BEY0nE/owNL6iRLH3IDfBEWkQIEKRDxfSBL5ZEpgnR7bJElZRFXbRDkfQAi7iA7V0TTJ5nzG5XmjhUXhYdHTnZ7mmfpk5oHslHOR4GydRAifAGUX5az6XDmAQBHHgA14wBSUQB3qwnz1GjzhVlf+YGMjpj//KuBZpAUXxIzzPcyIl1RBUtDLxYQcrkaImuYafOBL4ATNKc0XdUwPSKT4aUZ09qJEfARQaAaNPEzPPQnBMkRAqgaMFUEWtozTDyCxN2jPqEwRNkQiFtRYH0AIv0CIuQCzLWIpk+mr3oA4gUAIxkg6JYGTEF1slwI3ZBhL/IAPoiI4Emqccd01AiRs1hGoUQA/vAA/wMKj04A+HSg/wkKiI6g+E6qiGOqiIuqiL6qiMSqiYmqmauqmc2qme+qmgGqrwgAOZSqqESqp3QAM0IAB50KoWgAMCYAJikAevKqq2equ4+qnvIAAWoKimaqqjmqubigM0QKyLIAACoAHIWgT/GiAGyKqsyIqsODCpmroIzKqsOACspwoPq2oJGnCtAlAE4SoGliAA0jAHv3qsRSAy0BquliAGGlCs27qsGuCoT0AD6qoBynoHp8qvqyoy8CoA3vquYuCsFnCqqrqszhqt6xqw0woP6iqwAcuuAgCvBCsA6RquFKus8MqsAuCpGsAGovAAD9ABecCvpZqy27qywcqyv4qp2iqsMjuzNFuzNnuzOJuzOruzNusCByCRahFvqShvQHVb+/AQIjQTerq0jbN3/kZQxSEPCaACg1q1hVqojcqogqq1/lC1XZu1WUupM/uwo+qoD3u2Zpu2ZXuqjsq2MNu2aLu2cQu3/tC2/20LD3ewCCYgBVKQB9m6CBpwDbSKA4rqtmR7uHdLtmsrt2obt47buJC7tu9gAe8gqfDgqHZruJH7uJf7DvSgruu6rmxgCaJbBGxwuh6LA4M6qqursWLwqnRLqO9wrAKwCBC7CP5Au6b7upmrsLUrAHUrtod6uY6qsdJ6rN+aunc7u8m7sLmbu+OKrYMKumJgAouwCJ+brBRLqoAbutAaspbABsiqCiIjAKtrreuqrP6wqtSLrW9LqBrQAA/QAyWLBcTqtmmbuZl7ufzbv5jrv/zLuYjrtos7wAS8uAisuAqcuHfLsw7cqQMswJs7wYxbwRJswRR8wRqcwRyMwaP6BP8JwEmAwTeypYdvdW+S0yDvx7QsjC9pdKC2gUzccyXYpMI2fMM37JKctMMu2cPu+cNAHMQ7zMNA7MM6vBMifBGfQ1sPkZoJkAQx1HhF3CBHrMI6PMQ+TMRanMVcXMTpwALmJkKchMRXPMVb/MMr6ZAagTzz0xVXcDwaATQdwhYZkRNvVMVIkUvXuXiyEgQHQJY00xUH4AXjEIUKRRL5gJw6oAMcgRFlgzzRI1JlcTwLCMgEqAM8EDQ1VDYmUkuwByADUoLoER8skQ8t+ijyYDwJsSwAIisHkAbbxBBU5AlXIINWvCz74wIZCi1U3MtkPMVdjMRjbMZZjMW9HMRXnMz/t3zMQqzMOPzM0BzN0jzN1FzFZ3zNXYzNxLzN2tzN2fzN3AzOZ1xYNKJ1n7d1l7GKUXJZAwAo/wAG65AI6djC9LwvIAjDCOoFLEAcVUHDHlSJAA3QJHl6BE2RBl3QCelNCH3QDL3QYIEPMcAPJTAOv5Wa/ADFHqR9Da3QHL3QHr3RHw0rSdGasbjQPxnSFCkRsMQQfxIS5iCd+fcngKIP56CWUcGVLMEOJQ2Qghl5hlIz4xN76BHHSWpEFYkXDqGAHAEqSBMSxsQW+tAr6lEVyvQTxxggmVwUUGRHLGUhNUM17bBGKpE8VGqVrYQPC9ACGrJGSMMDTXRSW9EEtcwh/9zEEF4QldjB0Se90QYN0n5d0H/N1wPd0Xvd14ONYQGd2Iq92Izd2Il92IGN0pId2ZQ92ZZd2ZiNbnHynxL4U6K3D/0sD+tgK/Vc2vnSb57JOCUhxdQ8zL/82q4d27A927Jd24N5D0dwmv2hHaBzLcsUHrYd3LQ93MI9xhUBxmtH28VNxtExmOFhjwFiy4zZUPsXm4vpKr/kIVNwITUwNGVDPP5ykUFQRhXpTMtYly9BPbISpJIM3SwBES9lPFF0EUO9EQO4ExGRIBqhouhhhk2sEkojEWt4EQroFNSxfxnikeeNR8AtzMT9y8sd4Q8u4RQO26194Rie4bc84Rxe4f8e3uEg/uEV3hieN3fUhk9fFxoO8Q+inQh4atow3iWBuMJNGxwF1diXneOZHdlHMRkT+m1lcQQMlAjW1x87ruNIHhVRCXJJ7tCh5lXgkRJj80YgqRc2eJt80YIZUyLqAz4rYQcA2HhTgB840QUtUJyCSR7NeEOeGFIl4aFLM4Mlapfy8CBIVJwXWQBEw0YLwspt/RA3GuAEKCAeUsfJcxdbLUUmxTRH3uhN7uiQ7tiSPumUHtCPfumQjuma7uiHMWsQR3yIxGfGB3btHLXq8EYxnupbYhKQk9qL81G8HM0hPusi/tp0XBkk8DUHeADqEDq+TXu1HuzE7RbTJ+ycVCb/KYEhqGMY1R0ERD5SUu3l/jg/MUM+L9WC+NHGQeA15lSDcfyjQVCCWTmksgLm8D0e+7cR51ZDBdDl4+3lOKGCIUDlfHATYF54AaI0V1PHbNgsBh4XdRzuZTKYtF7wxm7wIa7hCr/wOIzwB//wDh/xy03isyZf//le+WS0SCvapK3qHm8leOXqikNSOJ7pJm/ZHzWFceAwDQNfR</text:p>
      <text:p text:style-name="Standard">zAn9lQC6/CJRr7pNp9H9FfSje4mKRHdeykjOiidtwnwZTMgB/AskoceYwOGBBd5MoAPbGQHztMEAxeFmcIDF1lGYPDWt7LIYP7crrKDGnIOowyjJRIhzoP2zsMq6PHnsUIqIGfo/4UeIMlDF29/BMaJGCe/9za/95X+94Cv2H0/+Hxf+Jr+GCRMmSyXk9cVJTXE4qP94h8/+b+B2jSu2nAk6xC/+baO307cQqXDD6DjQn1TOlAshwTP+SIeF2onVavP89Ujm3rSjyuRynAxIrNiniW4SYfix3mckBx1kaRMPnOuHktU7guQyp4EIaU8kSYBjefmH2TOA+ZzK4LAVWtUIne8FF15APuO1SFxkToAAs8pF0+kEXf5FjS5IXci8e6v+gbP8PKv8O9f//B//yB+I226GfjEcnYHEAP2uUv3T946MPf+LWTY0OFDiBElTqRY0eJFjBk1buTY0eNHkCFFjiTZsP+du3bt8v1TWNLlxHb3Ys5EmdJmynTtcu7U2ZPnT59BgQ4VWpRoOoLu7hHUdyQOvwRQ48RLECdGnKpQ4/lgchLpV6Nhj4oluzPpV4L35DHJebas0bNx0X6domNBkIRy5c4soCMEXndn7yGdskBHkyODZd67J6jAAjs8UMokOHMwyin6FoSwk1hmzAN+eXiZUrhJlxhevFaeUuAvD5so+RyIoQO1l7QHrgRJnTJuu3M0zRVoEuSAvnbm/MY4gDJ0kAXj2plewCPf2XT30tRo0oTH3KQpvchjITMd2LHp36pnv959+5w35c+nX9/+ffzv9cPf35//f/900gs8AglaJ4H/EhCMZ0GqGFQwnns+EUigfQaoZx/GDFonkZZe8vBDEEMUcUQSSzRRxJzySYmlE0uyzLLsGJNRKRqXsrFGHG/UMUced/SxRxrBW2qKGWMURK0EfZAnxusWswzIH6OEckonq3RnPH2qjInKHF/UUsu6dAAspy+3/OqAEP5aJzDwCtPBDnVWS6e1ELrAK6XFwrOMHTqDSEypnPqK7LPQFmiiNyenqOGwGJBLh510lAuhic68GCyd0P4CI51zhAS0HX2Iw2upAzYLArfpxORhsMLqjGHJymTqKwjj8vlyihgMoMAFPWRQakspg+VSWGKHNbZYG2VUdllmm3X2WWibPXZa/2SptbZabK8dcFvw2lnHwQUTiKcEqsgtV4YJK9xn3QEI0nAdfVqUd15667X3XnxHmkklFvPdyEuabgJw4ACH+q2ymrR054AjEGRiCpQCG7BgigskU5+1yHyRvzI7ns5QvCAF2Lyk7ikghuLAYDOtkxTtbgG2CDqghhCuKA62mQTJTqXVUk1z05VD8061dgQRGjrVPsP0sEED3YyzKxB1R5Cn8dJnspQEMQcfVIcr7gCZatiMOXbaeS46lJQ7LQF5YmpMaO86BqMFCup2wYel0Kt4b4L7fis/wAMXXGC+C/f7cMPL4nbxnQ9ksNwGwzXXi3QpXPeeeA9ap0N/O/f8c//QQxc9It9W5Hx0iLidMVvWtd2RwCq/TKepJEpgQc6OXXd95JLlkYcyT4W1eFuzF7hLZTy9bM145v/izfgYFsgbKdfsaEJM47vorglNF0vHMVr/Yn6B3aJue7CUSg3hiKSLPvoIfbLLbrg6WwjBeO6Z72JV8+Ykjvvi3OUutPLM1IhjPKTQLzUQm1ncYtIavwRBfOTjHnQuQ6AjGOAFKngBr1SUp9aFUHcixFa0THhCFDprhCskIQtdWKzhxfAsiSjXgxxkLgTdo3IVqke7CiIPdSQEdUMkYhGNeESOEERFKzndEUe2L8RF8T2LIxl4DpCgJDDBY06S4n8mthi1dOX/ierZIsByUpcr2AEM7LhH+xJFHDu96TTbC4IdRjUZN2kvCBW0A/MiQxM6dSdNnOkOdJYEwkV5YjTeg6CYEvOVe4TmMNv7Wmg6QxnKHKAvf9me9q4QglXpxDFiSsgUQnOFBRBtUetDDkEcswBPzLE7dmJOfL50ALrZzQfBMU/iuujL/gxOmMOUzy+NCcxj9o1xy0zHgczVIBuKa0H62OG6MKQQzTURidvkZje9aS+cmM6bTwThC82pI3KmE1MJigcTsJa7FmarQFXCGNjICaV0dmxOOhCTpZ6oGUNpb1JpmuX9wGAZVLTjMZNsgvTaUYPdAA0pC8PfLANozy0FxmzY/1MNUlpmKuPMySZpeMxpLGhKfj7yHuzAjNEMo70KLuAAJ0HJKNV4xgiqJg2WTExM0pEGsz3mL+Jbkk3KhKu6USAJ5wjSOZ0az2ulUKpTlRZUrfpUrLZOhlslCA0jNy5oPhNC1RSIO6agoUTE65trZWtb3aovlKioX9zcKjJ9yUy9yGQKPGNjPu16lC9aJoxtsRhcuCqkdqBCRRcrkDuydJIXeeUceasMTQWRFKUwJi2M6UmWriYj5BgVfSr5TDuk45WlCMJtnEXJODDHWT7wQUWVyQ5TzzOnTkFMo3lqBxvnkh2lqNZt4QwM8Dhrnr2yNGEXjEs+8hGjySCnl8n8a/9140NM7AqOutu1bncPy0zHSU5cz0QQguRRzQtlKJtvZW973fvehfSEX9osol+vet8a2deMtKUsV/EbJd4JSR7NyWeXynhgAcmwjIitIk08ihal3aRKSGEMhFELMDkhLHn9DQ9lT2Ie5g5PvyH+jfeWubGSZVXF/60RVV081RXHmMUzxitXvSW5x0nzcWNVV+XcdRAhwlfIQybyEFFStnbMdZv65S7iEPyluFSRmd4NbOwyxrigPHnEW9ZynmKoI4+NmGUT7nK3usxlGNXYY032rl2z+2b7sFnObe5ijcH7IHHhOUF7pmaPrbmPLL1LrUUmdKENLS/5MtGbT5axtb7/Oxc0Q5nGuSvQAZjw2C3m98ybjnSnp+tp/dr50aIm9agp3OhJn/PFq4YWql2dahGamnE0lCZ5xbqge/iZhwP54To2d2hgB1vYLqqJorvJZDq7h9MclrXeklllL6nldxs2Y4JLfe1mk5rZ2OZ2tr3dbW4le86Ig3O5CTducaebPeAmkDPDCq7yloByZFWvOtI6bHznW98VyUlwkkxfIn4X1tP6dsGzGuBtqQU3CmZ3ww3+cIdHHOIGH3jFR8hqjDPr1Ru3OAwl3tUdv3vHfU6XNQdjkCPIwwv7ZnnL9Q3Z+Y5Ty+gmI6iXXW1jQvtLGJt2DG3+85sHHehDF3rRQU1z/3W7x9zmRnrTkw7YiZ/FcfFeELnKWy4WSEhdu1bKuwDucrCHvb2V/bfMxdzxHhEd6OacZz4Hm+Gox/3jcqf73O0OYY7nPUoZ57ve/Y72G9X9xjvO8+PMRfKtV+geZz3IvcX+eMiz1zdy/Trq0Ox0nhhd8zOpM4HsqxYCb170ah996Ul/eqFj/ulFWfqbVf/6p99dJlPfc9VrWC7K+ZlCS/F65H3/+2PHx9jc1LbeUb/2Frb9wPpgwrRN//zjQ1/60Uf9363Pd1ZfX/sDF/zsQ57nW4+15Pvo4cmBXHngp1/994qrOI99ZtVPP/UF0zk51cLZuuf/7vvXf/+xvXrY4/+J1hOmAARAcZO9mXAm8MsxHEO8kus6zRm09ZtACrQXsBi+Jds0jqM+zdMW5fs83wEe/htB/ytBEjxBvAO87css7JOqFVRBtOu+BGQQHGInqzMXHdK1y2E8X0O/CvxBIHSRlKA8b2q2AzRBb+uPMhk1jGELDnxC+YNCKYzCNTNA2BvAwClALaSyEpw6yAEXyTkvXbMQCNwQCQxCNExDkmiLmHu/SEO1KUQ+Y/nAJwO9d1I7t/kdKozDPexDDnxBjmtBFAJEGGw0JPQq8iI8HKwmxeu1IFNDSIzEjjgJf1MyJDq67vJDo4OP+juwtzO9PHQ+PhxFTSRFTNxCp8PC+0D/RSu0LhQ0kMLTMz1zQK7DJl87Q0nMRV2MiJpoQ+LLNlgzxaLjEjocMTs8vjyUEWFcxlJsRvsixFcTxFYrRGrMOyREiW+xvS/EMQjRwXWJH4NQh1/bRXIsR4boCSJ0Q05jM2fcRLHoRPtiPlEcvVBsR2a8R3vUElZMRVWcj31sxe16xcZJgCRYQJFDkKzbobKyxXE0R4fMRY/yxQz0tIPLR5sDkmLsMoVDibjDk/uzSJDER2aExo6TRo2rRpR0tWv8ikRQEKujwXBhEFokPwxxRB98SJxMP5SoxJsEnZ+jrpCcv5+AxyfjOehLixAUyaBUylH8R6Trx3BySoA0HIGU/zpouiEdwz2ywhB3QCtczEmwnMDSwcBLHMb7YkqzbCoG87S3+zjSwpjjQku5XErpI0lUM8mUzEtDrEqPcjdurKFFLLnd+yFx7MmwPEyXk6+y66aHo8qV5L+eWEJwO0bTo7Are0zM5EvNNEKpRDcs7Myp7Dy+9L5tzErJ0QfdI78BaIzeQ0zXTL+TWCJLPCIt4bzJUMZ7gqrM1D9KwzIwapbZab7PoMc8xDRQG67P+7AP20zmzL/SQoXgmK07VJE0mKzyYAGl0AdfUUF3wE6WWs4QqrAPohJBtEu9vKrMTEAdk8Xa47Hxq0kNecTXnM/HU8zZNCLBWpHhSiiPNKqN2f8bunxCn4MszqKPzErKiCy9y+Q2FdiBfrgBFWAcMgkuAp1LCy2jiVER23ILa5OvVMwJVIgPKfIt2gqLAQRNFN2PzXSSbFSQ8fq+EmCCreS9xvtK+rxRfYuYdOSmfRmMJDABTYiAQgCEQpgHAgCAd1iH4bKS5GtOJ0WsZmoAFOgHKqWDfrBSUqhSOqCDeegBCJk4jxwwdmtQQNgBCigjlzqA5ti23XzSbpOTDdNHAbGSnQG81VoZYLmW2Di1vcM+8/xTeXpSv4zJq3sQahLMCwHH9cJRRmW5RLvPIqKwdPABDSCAQtiEftiERqBSKo0AKYgTnAuQALXIk1gHKQWEfkD/1Sq90iulAyQoBC89PUhhPmUMuhdwUAhNJ3foC0rhn18Z1QtNJ7fxAREoBxcYAiqAAwYoj5hIhGIdAmRFVjggAd9AusWTARIYgmllAUgpUS8qgXIQARK4HfVgutA815xrU5YUufDLIa0bP/W6xUad13yDrB3l0XQwgBmYByo10hnoASLYgQjoBxRogM3hnRCSQpHySGXBEyaggAfYgSdwu5SQBxV4AE2gAaLjLIttAFEwApB9gBSYhwiYgQ7oAZQ1AnhAns2bU98puHZQgRt4UBWIobq4ixCIAbbIjnjQgBswAggBVqF9EmKlgmQ12iEIVx9IQDNAVmMth3KAAx8o/y6VnAwfMAMqSILySLFqKS4fKAd0GFdiyThALVuPU1dYxKGrpLp4mMkK+bEgMkx6nVu3elS57ZwkowAAKIR+iIAeOAEYuQcVIAINUNIxUsIpvCKsgIoEaNyqiIckoIB9JQB4KCM8cQEi2AQCwIHNgySfqgwXmIF+oFzMSUoTKzjjIo9vGwyZ7YcdUIEtop8uuCTfsIAIOIUeSABqG1q6TIdEwFqoZYAkSAIGEAEhcCcK8wESWF4SKFapFRl0q5ISEAEqyIBxYBP9uCB9yNawJVeygLMUDd/1cNO+5EZzESuHIat6YM3Gu1u6fd9jQ7LF7KYTIAJ+TYF3eKwN0xN4Iv84FASVBMEKwoPcF5hcetgqmTAAImgEAvAHt5SwdtBXQNjcSBJOJxm6WAE9oSOI1s3VNZOkGECe87BdWI0HtD1hUgOVJDBaBhhXjnQHdrAVsgsMYg1XTKBa7gsPd5heCRBb8CRGiQGVr93WYVk1sz1iKUHhrwgvQmUnG9Khd6VJ+IxA+K3iIauMe0UiMJACITWFA8binfmHmbCVJVRRExwMhqm6ElhjNvaBIwjd0a1cXdUJfdVceIi741qM0N2EFHBgxogXwdq867A0zWq2xZBZQIBQy32w0rIASpiHSIiDuORdtEwHeYiDqJ3awNgrWwIWMkkETJ5WjuTCMQPXcsj/gKXwVrIwsZgw5Qzw3nIdJvGd5XdUYpCLnPBrkBI4gAEQzMvpykW1YmGWPHuFVNHBHKS41b6VAuf7lV/9XEgLmMxSzt8s5F+JL5aISzxhid1dDDEu0EmGrAPggXFhATIezgiegQmGB/+UHZQI3XX2z3beF3ousLmQYNKVtjwuk23u0f5k2HDS59nJm4Zt5wJNHndo3dfFMJpqDD5Ahd3KEhKOVQ37MKSQX6ZKnp1AChXxCv7Up9KituSRjtJKB0sZLWsrkNU6PmJVVgegCS8rUZkAA+f1gb7akeUElPPgEhj2qfMgUBF0h6ulArEVrppoi9vJrGleCp04Dx/QVrH9/xXSikr0uQcZiBHKcofnkh8bEb7jqhEWkIFL8SgYxmEkNr4A9UvwkyYXtZ0Ztclhjuu6FT5jDp2kkAcNENIZoAC3KJPNYgwKIIII4FdACIUbeIdEIBMV8QEpLdgSeAIAQAFAMFIjSIDPgAcCcF0K2N0G7YcUmFg8SYAOIIApNdIGiAedYIwDMAFAQAIAUAELGNl52AEA4FcqJVJUjQALKJB46IF5wNRUHdK+tQDOYgmIJQB+nYfZTtLdzacTmNzKbcL4YILBHdh5QIEbsAAl/SBTRYGCjQMTuAHJRgEA4GvffYcdQAErJQAp8AGNuQfMLoQZMIB4aADk7od5SAENCP9an+psRbaMEzACAjgFQNiEebgBDfCBKUAKzE5VTu3XGXABAXEH0bbUTQgFAugA3ZUJpqLaal2pyIy21I6J50qKJdrpU9OomkCYwtqZ4jK9qz1lB/BcKFvimsYajdno2Nis8/g0AaQMZ04Yy+DhcfWoCnMtpUHnlLga39jeqB3XDk2WduADMyGc6+hxcFYKSOFosJAJ/mSTe8gH6KTlAgTWb6m1HYuBHYsQRqTRDXFfuY5zf2m/+a0vhUgAI7juBigBf/YYCjeCKeVU3J6HvfaeEmhsUeiAgX1wQjcAxtBXkiXuODWBwSYCy46JdxhZB5+HIr2BJ5CJfDgADdgEJND/hAcYbPzegR2YB1Qt8NsmABMYkN4OheAWdFhPsnxIgB6YUitF1eQu7zPb4xSo3GM89AiwUlbF7wc4gc/obhR4gAeY0ixNVQLQADMQBRTgV1dFgi69dJnAbECYASlYdU5V7nkob5roYBWwlXYwdk7PAQ74AA5Ygg+IAidIDBogACJNVUDIgQ/4AEegAOPxBA3wgH7w93/PgTIF7cUrgJM5DTsQH7BRaQgapDrpAoy3E5UJD30wB8PgDOg4gE6uzXSYGwNwgSR45s2L8QyY8SlbBxEYAhG4YXdgquEkCCY4giSgXqiFg2m16ctAp3tIhCSA2p4XgQzwgSu3Wqx95V6c/1QGgFoX3rCSj4OkhVrn3da82RcWiPqjd2HouuRtJQGsZQBMYAF5SIKkZQAHeOYer+GoDdeoPk/zDFZ3W2tymQqCRJCZtJDFEzQ5D/yJlEgjuge9Hd13YPdafSJdl+xT2IFOUAETmIGB3QRNgN2lOAJFRwECiIAIeIB3sIDInmygvYdDz/YekGSeuYcEeAAjtQA8afD81gAcaABT2NTXVW0NCAUMUAICgPUkgAcpgAcKEP1CYG8VUAEKUIeOSQADEH3TpgDld2/W921AQIEd0IAnmPxF34EXeDR9ZWBizxhj3wRCmAEBwIFTv/7cnb3GJu0UkAJ6EIXMdt0ZQAFKIP+Cd/DZQqCDCAAIDfLa3bsHj0AhAgQAEegAz8QMFP36zTDgLt09FTcA3VBx0V28HvMi7CgigI2HHBxysLHD4ggFFR0izJsh4KYVHSG6FEmFZFObQEUcTUJCaoeKdlMK6NAZ4mkIO0FC8JhyjyDWewdqQO1iB9TOnaCCeGmX7qIgpkGaTN3ZJciBdFmzag1CgcITCT7mXu3L96/fwD7MUMnAIjBgrGBElIND4uPZq/nOkkCHrhzmckPKURFi+KJZs+4SiRiSiUrmIVSoYDrr2l2JcuhIsIh8b50ICSJouyNY0J08EXAycy5XGk4SFuMI9r5XwgVmKhIww2Hg4J47QYL/5CWhQiKJmc3lGJBgsBk1AxlZ3Q1mTBx1BhKh5dKfb78+/vv68/Pf778/gP8JmB9iBSZmIIIHKrhOPA062GAC8SRQQjwUxuPFAPtkmOE+HWL3jzzqrHPPPyWaeCKKKaq4IostuvgijDHKOCONNdp4I4456rgjjz36eGI7QbaTzz8k/nikildp1E8KT7iG3Wuv3XMWGHmgMI8p70wpJAU7zIOCEfEUuU4HKACyCVJ9ySNFBIV0VBA8KQCCFEZ9LbkDBQVRAMA8BEixjmj89FAICh3sdYAGmyzB0RP3WOWbATP0CY+CfbkTKUPw9EUlm0xqWRBBKngJZjyVZnXCDJsQ/4CDVkzo4847BDRywxPtuIOdqP0Q8E6Q6zRgJiAzuECfRmcyJJA7TCQgEkUuMHcQIIQ2UMKQBB00Uh4H9HanCq7F00ADCUyxgA7kslEHBx7Q4EU6k1mAUA9BlBvDUwIcshIbX8h7hROVbHJKByWkpYNUCywQxMFdNGEHD1fpg9095uhwxRVNLHCAwRV3EQMYMsggCDvpmFPDxHYYXAC5TYQAVz6QQVaAAS9QYIAEekTp8s05u/PwAT6IwMDPjAkXNNA/++AOzhfhZhwmzYmGnTsHJFGOBHCIEDRjLuzGDtJQByf0z0kALdtjgrlARXJTpoObBIU5cCtW6QSHmnFBh/8HBxyGYXVrCcMZF595cAzBgA/53JOPPHFUxxgcZjR2tdBUwOHDcr0dYUZ4QwQtHhXkgQrxraGDPrropZN+uumpo7666q2z/nrSOsseO+2z275OhBPqbiGEEpYgw4YadpjhlCCuI48+SCq/PPPNO/889NFLDz1B+QRZ5PQ8tvMPtGkqeFaQXTJkwVX/hHzRQY14wGo76vzKED3gm2UAAP1QYkGQJxDRJ/lYyWNCBAoFqHVo4EphspVrRAUIAFCgHQcQACCQ0IgG+EAfWMnfDBjCvgSBygUzSAgOovSCHegKfy5rx0H6YYpaBYmDBInUpAoiD3m4gAiboMQiCuIaeWj/IIAHXIcUzJSCEF6lHUCUyDwOiBF5xKkftHJNE0PRgwRcJTLyyEObiHCCdlHgBk70iPz80ht30MADHGiDAM7RQgvQpAct0MFaglACMdThA1FwQgwOcICmCIAA82DgFMxxgDTU6SzjWsAVYuCFi1xlKUF4i7bkkoYFhKAJeXzYRaawx5WBoTftQMUmY6COz60HDC2gwAteYIAk2K52H7nKAWIDnbMVhwrQoY4IMMGC2C2mMY/hCyN94AB2tPAs3KECOgwjF4LowwdD0JoDlrOldLAgNFe51WBmcxgjMo4Bu4RMO5gQh8ZYp11mkcHUHFObi6yNMOrk2j1YUJpyZIAJ/3I5AGOqRhvSiGA1tInN5KzXDnkwADMMYAJBMOIzg1bTNQN6aIAiCtGJSrSi9nEhRk2V0QQx6EEO2t2D7hE8DtVjAB+SxzpGlL2VsrSlLn0pTGPaoyDJhUhGkimMHpYOehCgH3jiYG/kcg82buIBCWjOMu8RknkQQgryuE0DsniCIg6pBEb40rTc4YUezmOKJWqH/gphClbdA4ZDXCZzQPCASaVjq4AYwSakEKF4HG9IMCQAPFqJkXZgyhSaysq75mHUnC21qSNyJfhQFcN7zNAfftQiAm91jydsRFhr+5Vgp+qXWDEJB9u7lTz21CdeWcuPu/INaNLRpX544Am3Wv9SR57kF6FeKgpn1MCW2sHGrr5xYTzYUw7aYImLCWIKOrECERICD4G2bC57XAAI4gI34wYhCGBgxz1QYZbn2gEM1pOLOSi5AB64Ix8CdeAC2JKInN1DHwswwF1EUEXEutKBsSkOZjYDB7ppBh0M4AOUwIkbzZHAcMDEjiBCE6Te+GwIcLiOaPQBHtbs0lJySVoJCEObdgxmMxngA3bPARl1QMeb52ivrfRBAgfTpi8yiINqksO1i6SBbVS4Tj4OMM6rOcCIJ3BB3naZThKoMR33JZzTzHKEfgbUUrB7suuiDOUpS7nK</text:p>
      <text:p text:style-name="Standard">ENMoljeaZazgLgm6892Ddoch4QVvHxcx3jr/kofTNbO5zW5+M5xbZKsg2TTOKmphCt+UmL1eJQlXjYBTz1EiuIWTqz0oVQl+hYJp0fkqviLEou3ZDsp+sYg4kFNFgkTZRmT6gu1YagTwh6hNjCACqohD7uJQAhoSQVeUwmg67vpqgsTjqiiQAkL58r8IbKIHSRCN7e6BKkD4tb1MUAebbj3KhF5ktUhpR6JRsGhA7a17eapTaCWF175Ai4Gb8qT+4BcqLyLlI9uTmwEs8AAARGASKmmDBspyFgEoYRJuhGMeadCLHHhAAAvwgheWogMKRCIU92MkdqyHCu2GtwlXWANooqaTPOowSONiS8c+skeLHaAgOnUUuayb/zQhaZIJAdZr7SSTWtz8zAHpeLlZ1Ei7XsKhaXO5MNJupQ/86FhyTct5GnwgmwwU7uVGTwcqXkOQEohAm+twnH93eT7X6EMPvqzNXpMudOSwwMBLEwIJxsFId7BAwgRmwTm4wxldcrifQvAB13xwtmGm4wDx4AwJdPjyKXkBxmhbp0UDT9HBC77w/tEy4recUdzxzkJznZCD9DHSDnmIRCFSqZ0zr/nNc77zNbqIQLHX+TMrcKyzo6pSr0oAC8BtSoSOVSGmaERFN2BEe/OVtGtvq2WdggC4vU0QI2CCp+6UAJuYSD8AMRE6IL8foSaICVCAhCaVIHf8mJAKMuhX+v9exYOq2mA7ltWnHAamL2w8heyBXTtZF0RqHQhF85vPfOZ35B+4n3ZkMBKnmpxgwYwVP15hxUEUQqaVX0gUQqgpiRd1hOFgRAJ0wELQQSFMYCGoRB0IALu0wzi8S6+Bgg40wRHcg2OpxAfkACn0Qw6QIBI4H/nsnT4cQAHEYAziGxjMmSbpxL9hRJ2MS1TUoMMwhSUhVOggTXjpRMO0gyDIjvqhHBO6A250To/R18stzW44DcRsSRXdgw+QwHdwoeOQR2QNVGl0Dm1UUxFp12vABmZ4Idl8082QRjm8nYhFRjtI2NX1xWC4gGEUREEkmIo5mN7gU2NE02gwhjftDNP/OQZ2qIMhRhP4gErbuY2UWBklUpklViImjo7ibWLicZTv5E6YOV4JMMEAlJnwJKHxgMFNeR4rtqIrvqJMLdiQiB4r0s9IaIAMBFtvDFsARokALsQMTNX96Z5f+Eoo4N+tvEshPEAcgNX+3AANhA4b9cM8zAPyKZ/yWePztcMdmAL/LZg6xEMQ8AMO8Mmq6NVVyNqpzICuhNAJXcW1BOOQuJA7DFsK0IMMgcCgYGPy9WM/zkmePNq0mVs74EBPWZZvyAMARuNZxOOwnNyniUQCtgNsJcWtvIAmFMJEREAKzEAHdIIZwVsG6lYbvVEQhKAFEAIHcMAHrCAgkAMJnmAC/wrCczVBEyiMwtikdUFJO6SBTgSBPLQMKuRDGmCMVHSSIRWATY4XDGKMDFISCF6TzpycFFblWfiMfznAiVVKb9Ac3M2WuWmhGQzHLWmGdExOyDSgc/RTdDCAN3GN2EXJYNSNcHjTd+HMQjFA09AhNg2BNvWGHXZOfHAhYZLAONFT1yVOHGICEibCF5qh3DnGWSyNdUDJNV2FM7nAQc0W4XWm4X2mZ14UJ45mJ84F43kU5PVOhejDJ0xeSRWE8SSCmsEibdambd6m9tTU9qyi5hVPPHRAIXTVUc2OWdxDAqzVaQXGR8BeJFAR7ilB7UXJMALKWVCAJsyJChgEAZBKcf/GSk3Agwo8gQqMpwrEhAoYALVoZ00YgJC4gzqUADkCQCNsG1fG2gzMZ159xHGOls6gkB81J6yV1Qdtmz4kwj8YAQpEQAOgEnmOp8yowAk81TAegYEVBA34UafJ0AmIxBBxG4ayp3Lu5+q91kakiZEZQSj8UZ50jRVEwQfUgQbooDvslhGYZAzcAz0cQg5EgRgsQkzQgCzcRHlSQAlsxQfe5MpExcqwhXRdBR8whVREklJAJQ+wC1qgDJLapMqoDFSEgCp+j1WGaTr4TGEwgRQShFf2hjQJSUEkgWlwhuTwl9X83DUFSSIwgOO4R+f4wC5JyX1djebojc4MBhSmYTr/NFNj7CFBrFhjYMYtbcYQ6BdttJWbEg7XkEZhVBgjlsNj6ANlRpNUVhGhWsdWXqKpZiKqnirpNCGriqlVJoJqQt6XQcgoTh7llQ9KYR5u7iqv9qqvlpcn0eLm7cw/pMO76AqvJAj4lIAohEIE4FbSbFUAiUKpTKfSDaPJEcQRlMmzRttpzdkAIuThYEXL8KFBpACnTRVNHcARxMEbaIKradSlpMo5MlKt3eJAkNI9eAEWJdGvmQpYaZ+mMFa0TRuwWQ8kEsRzEiNWGOQ3JiQA5mc6GGSwaFZW2GdnpcM/dNEXtYwCdURQBYkBuOgFZuA90Ju9mWTDXBq/CQAYyMW4/3gCDxzAOZwYySjMxWjFoe6RTqhic9BkDTicwfBADaQMw7zGuNgBWyzMWnTBTtxkF3RBCCJhq1Zt0uSly50pbriAEDRN+V1FhhkHCVwHH67DODlGc7jeGLGAm3JG26iTGDEdpy5U52xTYIzpFzKmpdShM2lTkNihZkwHFTwTapSlYbBDcMShA+SDIOQlC/CBPjAdFfjAVWyqEDiihXHYZmxm3IQmaH6u5z5UaY4uaZrmXMVDDHgUrTaISJGZ8OxDe6HZbPoq7dau7W5efdSZK9IPNVZEEfnFgpkTD9GEUZVfOgCgBUwm7a3Dk8xe7gHKNTlWUVkAn8zAtTUbAGBn/v/NY0I1rPFlWnbUXQzwAz1oQp/cQcIaiFnUELENbAuZACUI1lH5huslgBEUwv3w2YHcigfF0Ax5QWAV74J9VQs52q+EQgNQKGTEI3takT6KlWfBoykUQmsJyd5wFgAYgAJWWjoMIBGwZ7XoAw20wYviFvgEVo0a4T1QQBQEl78x0wJIhRdMCQ/awREcBtLoAwuMyxVY11kQ0xSQDFt4xVMojB1Il2sIQtE2AXnVYRJWkSC8ClVKCdRcGekWyJgyBtHJazqk6c3kAxwmEwvMsFARFIFNnQ4x0m7KbWO0xitlE20w4nD8lzucmFTC4dtVy8vlWN/ALWYCWQa8ja18RNf/4HDduWkGYAJmPiY2ARkJpMMUwKEI9JhfnMOhrlh1mCFzqGqqdjInw47VhrKryk5HnW7uVB/vxAALDEBrvu5rbk+IPNXtzjIt13JMzZn1CCsrctY8aFFumau5TtoOJMSnUNU/XFo/aAIFWI6iXYMPXGsD2AMyYkSkzMoDbOefIFA7+BkKhEIHsJKt/IaFkRGG9t8ygUEMJEA5zucivJL6pmNyJSdWLMmuTMZvyMX+7cALsOmezY+2Daw8MIEKmO+u6JBkYARk+EoANYA9+QU8mEK6ZqE8mIFIBOCUpA8hUFCdEMR+Llp6coutQEswLpMTdgK6pAIGvhw77FYkvJHJ/9xDHPSASshBAqRBPgSxJR0AQYQXJymdO1wcXFyTO4TXxhgMW6xMDOycFdZdDytSC0WWGi0hQaYBY+HwFScGmVoHlq0N48Bd0khy4ThZ4gxB1zaHJ82FkCjmbgBYc0juhs1l3dLUDjGZzXkSV9+hwj5mxWUhTbVD2sWB5EQhHP7XDsutfAyUeZT1etQhjDkGMXEm6EZ26Eq2KFf2KONMIqRmgyRB6n5U5LUyh3AIbOYqb9qyaZ82avuIguluKxpZVE1ECljAYdGUPDwBEWjAiOAeIKRAMQ9Jl4yEFKiDXOBeRquDgC2vgRkRm3BkBOjZpjw0HQDastEUBfTAq00shv86C0HIQPXFgws8wCnc2lPxs4EslXiDhnOUSSOYAj1YUAtZJ3AzrxUe2C6myj3KkD4cwa84Ua0g3DpYQA9Y5IRGFnZvgrAUsDzo4zykADx8xEFsAr4KSQnMxDzQim98bLdMlgfMpz9IljxYwL59gEhCkR/tAA184BEg1AhzQB2wAfMa18o4gSi8A08HtWvUHblcwXgxRzoUQA++3EdMAdL4xmtskg+3y9eyl1nEAHxRgB7Ybekihs/oYdaiXC9tzRcnAmALQUPT1D20rWPEjb4ikFbEAzKRAB9UE9IY9mFksdh2XYWaHWKqUcsszXAo00Wo3W6Mw1msqZM5UHfoJdL/OGZ1LC5sMMYj21c/kSoha+GiL+7NfLInT7qkX7Wlly6D5I6XlUAcrK7vtK4pDgAq5ursprapnzqqv8icXU9pd156S0TyocAN9EAPzEAKSMSiPXM9Sko/oMAOaMATWMAMEELyyR5mLm9gTCePu8MTpEAonEIoCHARwcZ+L3gHPMETNMANjAT+wOOHnkXkJkAMJAEJFBAgUIIRWIBDcBAYdAoB9IC6NzhfsWM/hAIAaAAOaMAMtAkKTFHzGohQ2Sd+yhAT/AMMfckOmMAT0EMP9NRPQVXuZSu3oWuG/l9FuyN2N8IxnoIm4Lu2w9+zygP4VGRvxMFa6Yp1mwAAhMIk/7QBiwuAPWGE+EyCB7BBIEQCCKRDDLBBDrSkKXTAIgiAHBwCIITaUkTFEejwT2NMJdlBd8GTwAVBwyxTuxydy5iDj2+MzyKtIOAD4LnMAdjBXaiABLCSZecMmQay/iqrnR/NX4Sxot7G1ZQDkMEdArHADHWu9dDthuHh2WRAQUyBkTWGd6i5IeGG1eQd2SUBY0jqOtUho2qT67mGDDiADNRx4gS2rYzqLk2B5O6FXDhT1aSNb+Qhp7Y5zky26lP24F2662/iaaLyKXs6qL8u8VheSrV6qu8+76e2WRATa7PiwzBWrChf8wECIMxDIzxrmmGE/lij8hWCsfR7AlzQhP+6jH6jAHRSaFaolUaunvGChCigwCYYP/K5CQvxkPRRn4RISBJ0nGj1Y6hNBu20w55o5ETkL0Hoj0QYv/EDBAojCdK5K3jQYMKC99oxdDEDUAp4DeUdcOeOAoB5/Thu4tgPBZETDUs0QKGkwZF87Rq2g0dg04wT6Rrek5fgwTwCExm+3ASASASP/QARJSBlXTuD9yjs6LeDwr2CKm5wzJHjw4dJjjx8qCNmQdgFJUxQAoT1gwcX96a0iBIGyaZGVzksIXWDhqACIZp0CRJjQQjBgv2Cocmyhg6+IYIwBhzWojuGBtPV2NukieAFQRbECPJXqsKEYAxQoKDChZ6WDFn/r3bdGvZrHyIkMPDh7vXq2QxE8DYjQUTv3iSYXGyXpsSQcsuDlxviYnm5DCTa5cuX7kCJ5XB48xZRjgoVBg5auhPko5wIEiwWyov3Hc56pen0yYsTvbfzcgwYDInPYql2DkjiOyrK4S44EZQbbyUw7hPBB5bUCS4DPi6azQUSDGonHRJEcMHABPXrzQF22uEjtnskW1HFFll80cUYYZxRxhppvNHGHEVDiMcdfewRyB+FDJLIdeKJJ4EjjyzhyCSbLEGeAfaRUsp96tnHoH/kUQeMe/75EswwxRyTzDLNPBPNNNVck8023XwTzjjlnJPOOu28E88wcWOpnX+8zBPQ/zMZOmgdegCIYB5ACikEhR0aSIBPhtqRB54ZIuAIEAIeoEAeSRtaxyQUGmACNlBREDWp1uQx4VJNKHBtNaYs3aifCG7QoISG3AFDCjpGMOWdBPhJIA4oC2rHACJQ6GeeG57IjbVjk0UBkHlSeEIyDuXBwVKOdCJChXvEhda1Y5GdoRBT4BFXHiZoymcdC3agFpBTKJnhCXlaAjWUUBpItaWXAJnBgMm8SASEnCQ66KV5CH4CAGoLiYCIgv1siap+blBhw3ZO6AEmDnLwQAABPOCgjiLsWAAzHkrIw5RUPgiDCBDMW+AKARy59KocDmkg13YKwFkwzHC2g4fAgjhAxf922NErhC66wAyzqf0KogCajnXHnAUUoxpsHY4YJzfs7DCNAheSIHLIttO5R50T0BmP3Hb0IQG66JYLD0QXMsBExXPaYSKeciSAAw4R4DgwifuoAFwQhqZIIrq8t+OOBXYU0odyKjJgYSVt3/N8vbfdySeROL6TYDsGWCjhu/Va04cFypdjHT/pHDjdPs8dGMedRETwHbcjFMdkIfoINFBvdOD4fMMUOZxea+qtrx7767XPnvvtve8e/OmlH59c8s0vH/3Y1nHySfaRZDKee6ickv597tFHy3XW+TPQ/v3/H4ABFOAACVjAAE5vJX4yIKA8xaH7DaohWhvXZGhysXH/ReogLLHOOcSVQdyQ7Torac18xCWp2LTkSyy5IGv0oY4EJCFJSSpBIqRSnZrccILlm6AJVRipyTDkHz08X7RYko58mLAiuCnhCJcCm3fZMFLz4VN7mta0hjRMJrgJolQaOEKywaohB/iaJ65QxibooC9+OYIXxCXGIBzhfvoowBWWphQ+FEAHMTjAOY41haGxzA5B4IE+/GgHO3SJJu7QR1iuYIcQhGUxhAlCl1hionZMYQpeC4LVHnkAInEIDC0wgAHiMCi3nZJHwtuPA84hJM4ZiHnMAw940KGhPbWDBR76TnrWow/tCMGWgkhHOuyzS+ZxhwkssNBB2LIOxa0n/3T52NXqhLC7prmDCQRijg9YcA8PeY49CdFVIgi0S8QxoHTpYId7XCACB6zEmZ5bpg9cEB92HKtFHlocd1xnIq0JSUcBxdFABVpQgs6IbQlF5UIV2tBEPElJEH0SCz4xv33QD4jyWEci8LdAj34UpCEV6UhJaieW4CYfCizpm/TRInPxKVZC5FPo9mRFSYlmPuI8TA1FE5oIZos1/zhiCSXDmhzesk9JLWIUS9gSmY6vgzws4bFoMtUhuuZ0OX2bTdyllJbWpKk4zZYDx3XEhTjNgfKQxz/eVtV24IAADjPA23qolBye75I1mUI7BKHCybTUisfhEx+UIlh3YHKp7f9oZWLvmQbFUo8y7UhMJ98GWDkGpgkx6FQ6pjBMtrSosCrKh+Z6pCJ3aO4e7CAtQ1nLx1YS6R7CHOZxVmJEIzZEmlJJHm62etK2klWDS2zrbAPEEM01ZByhk+JJxzHMnQ6qRallh2456Bp91FRFwz0HKviIG3eMQ3MsOCluWCCIi5yutgFS7XWci8/TBpdc4ZPv9+g7X/vWF7INZa1++cvQ9TEphiVIAIDfdyR9zK9KVxJX/va3Ugc/GMIRlvCE0YRblqiUwmZK32p6elYuRtCJCkmRZPBZrgBFD1YZhO1uWZOQ7OrUxRu+qYd9G+MSXzVaOLVJpxxoYiAxs6avSST/u8SlxKW8pBAzcAEOiytj0N5YIUIGKlZNGZoXexjKprxkWOywjuG2AxWdFWMTFsCDFkMrkW5tTX/ZvF8dl0fFHPJRiOVM1zNL2YNsw/OUd9SSDE6mfDem8p7x6VkcSrE1QO1p+g5qUEc3GtI6avOk3UzpdDxUhhFVEvwG7AUE028AwsxflzJcalOfGtWphhNMU8o/VW9Rxuh781X1+9MRI0R6SkQfj3AsZVMy8zWV/hG7mKDVU4a4R05NBwvUmmyBEczHDK3zfuObrT/7eUi6osmYgyCPi8yWJnrRwWfY+FQZC9vSqDTflMkX4xQlu9ehaXOLec1hII2vv8ZuqL1R/4nf+/7b3wHvXrxjTXCDk+u/7XtfgA386Yvaz0sabfCrKV5xi19cpAdJoKtVXfBAo1vd+kax+fR7cJN7fIj1YRrK4byjERJZ3kuBq8NOcFeUgzxIVWZ5a8yhmDfeAxVKydYBYtAFpNXw4OlWett2Tmic+6jpv356wZVe8Ehf/dFZJ2jUuX7y8xkJSRGFX0QHzIQBWHQA9RhAlra0jo5iHO5xl/vc48RqDL+663m/apO9Xu2l/73SXE3z1F++4xQhmWB21nvez1p1PzbBkZw5QAEoj9nMHmAcHXRz3zm/+M5/ntGAVzzob91vgJ9e4KkPH+k9z/X1KWnAMVw4/OQH6v+HQ5zBHKf77nnfe7g7tU+6R3XrWV984h/f5DaRAel5dMT62NwlpnCYC0T/9OoX5LCZzIwdpBa1qDWBM14Q+fWtX37yn9/86Ud/zrHefq2/X/3xtzTYB6zpsb/vAJ+uklTyJ4+3+x4AA1AAKaySquPuVG395E8BE5ABe6pd1Kz17OoBcWrmoA35LjDeDgs7vEYwNokxwMCT+A4DR9D4SpAET9AEIQj1VlD1Ui8FURDh6i/sFm4Gj0R+LGpK6kEytEQdJm4AfxAIg9CjpufChO/UFhAJG1AJ1Y/ZVi7+yCqJeGR6Rg4GX3DNVkSDvKuwbCgJu3AJv9ALw3Dp4I8M3W//oMAQDQ0C05ZEBpekwGoPB+1nCnJPCOvQDu8wT/Zk4yyuCvvQCv0wffSBCSziApXCCzrlyrwrmv6QEe0tH9KAg5BKhIqoESsREC0REwGRBTexBVfvEmEw4djHSUQRSvRP7RZM4v4PD1eRFVuxTJyq1fgwE2fxE61Q8AqRXXgsWnaxFkcQIUSMi2BDDIcxDYuRGI9xIcywDJeR3XrRBMEO9jgNwGjP4S6K7daB1FxRG7eRFTWoCGXRGcORFj/PJgjR+JyPCb4q0QRtHIlPxGBF19pRHsWRHudRejgRHztRfOrxAl+vDdvwSTzN9jDKHfKHhrgRIRMSCGHxAFONH+3x/yFlTBBXzvhqQh7K7d2QMQmxiteM0SM18iNDUgGZkSSxLiKNDxoZbvaU5MAGUsHSgcFUUSFnkiZ/j0P2sOJOUichMkVsopumTfRISB6Wbyfdsd7WESSTUiSXUinRTR/zkQV5cgRfLx7G7h/fh6LQbkp2sO2MsCa/EixLzVxiseKk0iyLEjYqgoLST85sAiPRkvGakinnUi7rcgyVES+zDi5Bz0hir8BqEH5aMg71ASY1KhvDEjETc8JQ6hsrji4f0y4X6gCYoNjWzyKXDzLR7yw3cy87sxGh8in9LTKVMOHILhqd5B4qyvakhCs3SiYVEzZj86PkzAC9stQ8Ezcxsf8cTVCaJtMiMlP9clM4OZM43bEkj/NFgJMBH2oGZRAgSyD/cFDB+kTibFM2rxM7A6WIcJLihtM7U9An17L62hIRRzP+ihM9v1M9CQ4029N60pP1qDIeYkCiZC9+9G9KULEHrTM7+9M/4+R09qQhhw8+15MEdxMoyy+tuqpAG9RAHRRCjTMvJzRGHpTl6C8JNK3+pjEr6+fhrvEw/1NER3TVDoMsuzNCUxQDBdHbcNEmWso8lTNGZ1RGa9T6QtM9IVBFDy4UkQSGOG3T8m81TzHi9Ic/SRRJkzSIGHNAj9BGn1Qu3dIELZJBLXRHrRRLIZRCKTRLPa4v4UfACAyiWKD/GrGkMF1TSdNUTcOkek701aAUTpPS8Myt79TJbjrluuJUT2mUT/c0M3EUUHW0S7+OFDWU0+BwIK+LDteUUZN0C4MPHK9UUruuPirzCalUUDsvHr/Lu5bQIPZKegAktqJK6Gos37BwUlN1UMtnS8vQT9WP/oD0H5kEURNsAPjPMI+0UXcVMQ1iJdy041RVWFEOQY2vIA4RsJAPIVTIiBjxOpgKjIAHplQI5OJxVYd1WHNU9frUCxPBOd1QJeNBMOtHSlTEIHWVV9OVJk+qMVH0Wt8VNriKTvOOShP0/KRCmsTwspjm3mpoIbgoyJIOW+E1S1vVJAeW4OgP9jatSapS/yDjEFd78DXVlWLBEoEgNScRlmDjVa2mlF1glAEF4QAgT4+QsCWgppF4IDcEQbzGLDMEowUWwAsm7QAEQ49eFWe5tRgDdVtz9vrk0zkFLBplwOHKVRAWtWKTNiy3EFhTTWPJp722alymS2d3ZCKtFfTQkSIx0I/GDY4w0LncQYyKJga8oMn4ZMz4AjNCoGTbbGwXwF2edmPX02ALam6vKlYl6i/jRzWrJO3s50z9T2kH9ytpQnAw1l3l1omKCB9KAIb4IQ7ioTiG8wFdFBFH8LD2IgTMTAF1RXCmoAauwOiO4LpSTEAmrwDAALP0yOBqgGWCYGar1mdlFxl51r5oV/8JvVUaG7Z9oPPsBtJ+CrI6CZd4FVILm5ZA77Yl9AEMiCUBnIQf4oGGIHROLzUXU7A</text:p>
      <text:p text:style-name="Standard">gulaQxKv4mEkq/GgzYgAfYq6tBmUKmgaPMit28+1tq1RxlbdB6/ZGZvf8+pLsdldJavXh1u5M3a54/3cbL7ZJTQ1+G0IfjiABgiAO+KEEGriBiwNCK3Ve61QyLtf4Dss89oIzEpH8qJVDCNNUtVBX2EJsdcAO2pa1xGhl2Ih+cdeFGdB26et9E7b+ZpV373MgyzXi9hOAe7gb9XCAb3OGTecAEDgJkoBUeuuFl0ItLVcXiQ8htFcdomoKFAm0HkjboPWm9kSnOAQVDoNOTaf/0PDokdzFR16LEqfoAF53a4URrAp4hsVRfmsEjjcMGsMuaJ+EaF0SS+YwV30YkO3wJtsV7+IYlMJUvDp1iduj2CxX8zqYNe5o3HjgJwutrgqCj1aoPKrjfKm1rUKIT3gL6nJMQEz4ZgHqvMSplMHvLddsmLzL5uJYlj9RW7NnlnvNH+8vj/lWK3FPow4ykIP5B3UNeZ10kVlLbI3YC0SohQ/xiVnP+SbwXk/2MnggczHrL0IQX0u5jMXvh8ZsjUxHkTCLLxypCyip3d6mfTOVJfRh8l7XLxiDzMxYCtshlAxAbbi3jm/ZD+d4RVp4/Zizd294wKIzh6/Rf4VZoQHQ/0QRt5DnNh3AgElu45GPmT4GUZQ7+G38zwq1lweGRjG8jzES4V2uY2xh95Xpasx4oNiyq2vUNgTsABTsoABIbkMSg9yGRNwiyftINgR75ADORgVeQAJ8gJ35GakvsJb3MakJdW9rUAb110r2oaWQdqGveu6YNogz7G4V6Qj4QQ9YoLNcY7rGj0+JzTIxdQH7Si8WoAs4sAmuwGvoiG27qiBwGm6l0HU9gQdmlprFIgYEww6mWMbWOdg4i5wDKTBYZmoWAAxey8XSIQZKgwJeIDWaep+rcI4zG2/ZsD7vT6pZ80xDFKtL++IG2aER0KIXSkCM+AjU4YbXQXNe+EVN0P8gmE0duXYvzHkBmGZmVViQgOptWThAwFn8VoOwWCKTBMMwTmmVT7meXfcDOcuAh7vPxLYFKpsCDGBtVhugvbvPtBWz8dZ9alhWS2CPIbZIE9q02zsngRhdIUx55UHAhgVJIvd5I7cESEU4ZaByn7A9Wvn4MlcxTpgJHMurasAxxI8m8Igz6JkyhqYJ+lpwvFcyQBfy0Dl9cBp2oW6RGEMdGm/LrqBsS+t+FoCyRUDqvpvFjxk5ORi863cl79cNH5ZczZQHfdC9dxzVOia1HTKO5SEGhiVJkkAdNMpxZQjC4bQcF9AinxmKr7kL9CgNpKmtgPsAWqJmy1jxsAONwln/KVqpii/ipc9ZHwpbMfLaR8i4rz2rhsast2PjMPhgCtplusabs0/QPfGcvK2yBvEYvR3uFPHnl+Obxw89pKojq7ZaTQArGB9IRSyrqK6rhACrqHTF0l2Ki9gqxtumefkBidvSIIhugWU7hGuU2fi7It3hEGN58RKia5HGm6lHEDTJMBoifWE3NhLjhJd5WQflpQ+Jv8ZMj3LDj1K2z8b2CNpY21Sw01v8u48zz4NqgttBYTct9kAbP3H8jxHd2yeMCIu5Tap6KKe1eq7Hx6tnzXro17u6cQeMe02JeYWFm1gCsm30HibzqLlOhNTKrAGPr4bmCswsg5Tba+KcJdxI/2bXXYX7+qkMomsmOdbwWsDZYo4EKTcEXteDZISn3eNfECqf3SkH5zd/xFtP01ANrG9vz5eN9NtfHsKQitHTJPhK4ARKYIsOKI4lmoHZo8gOIjteiAmCDj43+gBgjfUMOB05Hf3OF3z5+syGKZNM2DDehownycYknMKhxRwKAPxUFs1D4AjAIDcWieqBZJ2HzV5FHtpdXBk/XjLW4ebLJ29R/kn0N+1CrX8nFub7foFagjvlBBUN4B3eAR4Onx78IfHpAR4W3x8QX/EbX/IRHx4M//AfH/MZ//A3n/M73/M/H/RDX/RHn/RFnx5UQQMaIA8sAAc6HwcEwAQaQANYv//0a9/2b9/z6aHwLQD3cR8H/OEdBID1H5/yc7/3OR8HFkEAxEAMBEAa5iDx4YEG4EH5i6D56aH1q18DBKD1Lx8eSqYItv8OQL/6m3/zNT/0wX/7f5/z6aH8ud/yN18ArL/52f/z0f/481//95//+9//AQKewIEECxo8iDChwoUMDeLwJ/BhRIgNK1q8iDGjRYgG7t1r9zEkyHbrEpSIF8+kSZQoV8bTt29AzH00ad5z90+eukT3/vn8CTSo0KFEixo9ijSp0qVMmzp9CjWq1KlUq1q9CrSd1nb5/vW8Ki/BE3jv/NEzi/YdWbJq2/or+w7u2rj03tUl+zbu3L1t+fr/bYsDsNrA/gLDI2wY8eCyhOk1bly4r+S9/gRoaJDHAkTDEC1czoxD4NmzkEejNY36tOrUrFe7PivwnQULiyMfZlzb8DvdfgnLnl0XNsTJw/8ab0tvkQBLRTTQoyf6rAABRcQIwAGdehFLJvKqpUedjYbrk9UuKlJdQFyIr83C024du2rl1bsftmDYcnPy8Exzfm5XeccNKGCBBB5oYIIILqhggww+6GCEEJL12FsPUcSeQBhK9NBuuEUGYmJlOTZie62daGKKKK5oIjwqxCFSjCOtkxJLLCWA0kkpleDFADL9ONM96eS0DhhfYYVkkkouyWSTTj4JZZRNaTWOVl4p/+nRkyC5kw6XXnYJ5pdihklmSOl41CWaHoEk5JpqCumOmXKOhOaYdubjxRElxMFEnGG2A0YJCRzBwjntiCljonQuqmijjD4aY5z3gMGER3C2eemZmXIJJ5mchhRnpZF6SqqdpaY5RQEh2MGDFyB1OUU7NYTQRQx9suNODQvYscABH3k5xQI6hNBqp2IGq0MQPMQZJ6QjHXBFF0EwceaiqV5xRavppHkPsk0s4IWZXmp1pjx9uumso+qmy+667rYL77vyxkvvvPbWWy+Ynd7kEbP8Siqpm/qySfCbr96LML4JJ1qtsaWCcaOgOeKII0v6ACkTTfUI0pM866yjj5Qij/9Mcskmn4wyySNxdeVVVv5z6FbpkNvOnzXfLFLMIrlD88L08gymziPxvPPQDbNrqp368JAAPz4wUTOn6RwRQzw+VJlOPjGemjTXXndtajtMyCPPR4uK6SzYM4OkT9kffQ130u0IUsCuPBzdjj4L2A10O+YscIWynepTwBW0HuHFqeYUoMMCPGzVLuMhxHCAne0csIAnvbq6bbAhNPFtuF3Sec4URxhAAQV6sKBw6z6/7nrssM8ue+3rjknzzLrrfjOkRJ99dtzCq0388FwfOnq7JcWTRNUt5bijSSx8AuRMAwhJ5DpHpsx9995/D374SJqdTzstW9UTSF7do4+l7r//z777mrrffvzy085ws3XqW6bxxX8JqD1ZrU4BBIEemMC68uHPdu26h9tc9zU6PfB//vNIqnSQLZGkI1WZC0IixrEtd0xhWLVigUfoFoIgrApc+SjVCJN1AN45Kh0H0MG3qIW7A9SgCV0Al0cwt6rPBSFcjzqAHVJHAQn4IIT+ayIFn+jEKEJxilKsIhXVlqh/adFf+ouXFb94RePF6CMKfBSNTBKHHT3PRvG4B8Y0to845UQdIBOfHe+IxzzqsWSQ68r29piV3y1QUY9C2yAfpQ91VCweJVhHCQSVxkRILYyUbKIDy8ZAQnqEbJUEW80Eoasr2CEIe9PVAkAXg3Uc/6pZ7qhhF761txCkUJZBOEKlcNXKuu0tBimE5QJisAB51IwdedPlLnu5t73x4CZxmkINAhcEUsoyBMnsIREjpQ7UUeAFLogHGL/ZSXCKM5zkHOfxZHQz3qkzauYspzudqBVH0ahGEWuJoE6iD+pZL0hTIFLZAAnQgAp0oASF2T3KZ74/BtRh72xoFOOZyAQ0jWLxiCQr24lRB1ILee9kkzyumclCXqsJnwNdEEA3SjCw6UveAh0Pv1XD0G0pHTUY1kldykMVptBXaErDM6NZUpTOMgZg8FM7POdSWvKghtFMnIzyYUQkuiAJRzukVUN61axidavuKtUWt4hRh4rVa/8M9VRJdOQSNdqTCW+siRw9VseCynWudK3rk9bGMoUClKt8xR9CDyWPkywyEfrgWV8PGxIHVq6v5XOHF+QhA63C6agcTNbn7EC5KSTPWnWjFUyPuoAQIO5tl9PBK7sQRDuA7pWscgcfQPK30yZVtaeNgRfcgduPODO0TSAlC/QxQmD6ilHbAkMLDGAAGLFzrMwNq3ObC92HrlOGiK2uZIPXNZLUSLBqXWQJLrbPIA1JHkfgiV3Pi970qhcpyMurXK0L33m5o3ya0grQcLvK55qTBeaa2VU9ClKtEvNXaxNEl3Lr2E61gw+45RiaDBVP/Db2TPoI0xTi1L7CpiMN9WX/G6g+Ur8QMtNSYHpt+V6LintUSUa4zS07cKXf6Mo4xjSeMaK4+K8a69jGHzkrPdEK5Hj0KLz1GADHsqfX9Sp5yUwGpFYQer6BxnfKXb0op2zcTsUKcqsejWx89aU/TvmOTBwl1U1GF7aoBS+eI/HUzZImLzJfd85UrjOd7/yo6S53x3we64zYSLEg4+hi1csY9jwmj5A1edGMbvT3VuZHueJ50uzq83Mfu9H/bjJcWMauOBsFZ+JRetR2LjWpT50uHDPL0lhmrkiW5xK0srEE02trHDv2sSQ7ete87jVW7GslXevR1MQGFaszmmitaq1tMjh2q09V7GijetrSrvZ0/5+NbYwuap41oqg9KwbeQu/j0HRUtK/Pje50O6Vm5Yt0QatN7Xhn8pIEdmc8HRhgeOtb3vzet7/7jTAuOnvgDfUxI6GXVkYOuXr1GDdO4CpsdUt84ueOWbDfC/B/a7xRGvUvX9MkDxMSfOTZLjnJT27y5uJs4yyXF8QoqpKIUcyN4ZVJt/xpborrfOe9vln5oizQlgs945tcrKa1jPKkp1zpTF+6079G9KHXKxEs0VE9qx7umdBkAG/NNc+/DvZF84xn7iZo08/+dC9pVNnsYwKn0Q73tMd97nKvO911TJKKBdolei8BW/c5gIZ/JHs5D7vhDz9Xdl+8oHZv/Nm1vP/ncCLPgc12vOXvfvnMY37zmv9fj+0JaB05z436zJhNOkbHiCN+9awPn8XLLuWoy77lHRcrgCWbWKnPfve67z3vf+9vg8f8RixJQtYzJhMu4bz1zG++HX2eUIz7fvqTpneZyYkzyF6XzcDvPvW/7/3wgz9280x4WhPQvL8z/Hohg7jz3w9/lL0e6AEdv/jnrFHub3XZHz2zWMvaeZwngAFIgANogFyyPGvkPOjnPG30RhmjfHBVePFHgRW4JFwCZap3R/bHgValWG/TUVzCX0wQK1n1WCxwgClYgCuogi3odOVndTaySAlAetVjEw/ndRaogzvoMlsBe0F3fx3YVw7/ZEKH5VGWgljyMFxByIRC2IRP6IT6JnwpkQQVI1hJ8F1tJRMVNkeJxoNfCIZPsTLRV1BQaIZYRTYz41AeVTlh5UD94oJxyIJzKId16E4Qs10osYARo35aV2Rdpz1hKIiDaBRk517vdoaJKDvWd1X50EqiglhEWFVRqIiVSImXaInuwm30VHwqgU8DUHpad2gfM4GEaIphqGZkSFCYyIry0nFGuEn1k4S3ZYe1SIe3aIu52DWJEGgtUYX3ZCP3EIo1sQ+FNUeBeIrJKIg+qIoDpYvPqHZKuGUL5FE4hGztg4vZCI3bqI3dyDV4CHp8p0bHFxNFNopGoozp+IVB84P1/5eJrdhA5qJVHtU+kSgD+faO+QiP+siP0weDocdGNGeDDodk6miQFvhki7eK/ciQbHhf41QztddOIOE2DWmR+4iRF8lvCdhtshY9Aql1Wzhe60BYB2mS8Dcu7QhQ3siSltRfh8V/6DJImpJsGWmTGnmTOYlq/8hIixQPzuN3bSV4D5d6J2mUzMeM9LdXOJmP1tdQ90Y2V0U0byiTOmmVTHmVWfk68iCDMieD6fCAMXGOGniUZZlu7KiUToaVmXhJ0xhSIFeVs1MtFBmXWmmXa3mXeflqvahWa1QCMgCKAwmIZGmWhclrkNOMQKiXTviKRxeVfOUnlAeA3EiZLWmZlf9paZvId8C4Iz1SaII3knFlmKM5cSDRbmm5R4uZiJBnTpPnNq3JLx91mbOJmbRpm3DHi90Vgy5BjlvnDu23E4RJmsOpZIalkM54m+OSTvCDLkXof3AnkU+5SZg0SFzCJvpgjckJdWiiD/p2DvmACjOjNdpJnrVJcPMkWLK2mbUWkjZhPh6DjsQpn73mXz8nnOBTnlOwDvwgMRKVEhQTB03jA6xzd/xldHzVQjLABPWYVQ7EoIt5ALpEiynXDqVTN0GgUh6HlxuqmrUDa8R3cJwIkhljjriGjPOJoozWR6g5bBcJMYLCDykRB/xAMTTKSFjTRbvXmHx1e4cVJweAghz/GhIx1Sr+BkRBcAAdKqRK2jro2V2cyEjyEJbj9p4kWYopiqXoZZrHqZgNGSggIKMwF6ABOqDUB3mOiY3mFBJM0Ibl2TV10wXa4nSg5QkYuqR3yqT2goczqCPpiSMjSoztU5BZSqjqtaL3+T3u02YFo6jzsg4NgAIo0ACqtH3t4nH+5Q4loAEEgARLAAh5wESutiZlJBKkWpch8ZKOmZ3gRCdAWmMywy1HJUL3lmeQg1/6l1jngAo0YyghcWFp8iyfY1tZtCi7eqnp0J1usqtTyRUAlA7sQD6jSi41NDlORSfzdX0fMQ7zdRNcsS3m6abgGjdnlJ5rZCNZWHP1MHg6/xGfhequdeUl9pl47VACFrADEVAI/dAPp0AAD2AAWzEvJAGpkkqpkRgvagcSCfAAKNCpIwAIJoBnY3gPFNADBIACgKCvKJACDUCDzsKmXvaUIPegHliRXwZs5MJKhjVGQqIpQcMHLPAlddIs9HVUT7YtI9GrpdUEo7Uls5ozbNKto0NMjsg/aXKzxrYtSHhlzURLRsIl7LAt3bln6eRfIpanV8uQmwh60bMjbDWMYolr5vWuY/tePsiieeRAApAC86CvGKuvpDAPPZAAr0JBj2oPBFtda3OqiwImidAJEdAP8wAAooAINEBjbjKxMzAPbtu2/QAIgLADFABnqcqjm/+Gew90ZzwzBUCUQqTUK8kjEnQTWioUBESlYeMSW8WiS6OkLNvSbgcgS10gu6BDK7JLKym0LDJCQ7F0UhiKN8FySiHgK2DSQiiEu/kQLKplQyHQAkFAW7YrWhM6MFMQA6njAj5gnVirve+Yd1y7tSFKjoG3DwZGeGRrvrGXgXIlDxqgBGyrsQ/QAzNgsXEbD006sJOqNX0VJ/HQCTtgBPXrLu5AAQDQCBEgBQmgPa9KkSZAAHSgr4TgAfALABbbDzugAmXVDo91oIfUZZPZSQ66t4MkCByEWtJSwnaqtyChQyQ1TZ/TQwfwq1yCObVSADXlUoZTSxXWQtTaAp5FW7X/S7oxhLCYE1q1+1IxIEz9AlomZSQzBbuydDcbVAOyO0o4dVrMu7PUcqmHsgBIRAFJALMoK67hSsanchPgeHUwVwKAWhNZ4n7nC8epabaIijJn4hMqcAObMA8zcAIj4Yj80ABSEA//8EQCG6mTelhqaAERQL/vkg5PkMeHYAFx4AMA+2Xr8LeBewPvIA/EZFjxIAUPQAFEiyhEyHZt83YORZXVxX2w21s9lEw6oAO2xSWCwCWMs7zfMiyfEziVshUjdEqqNUp7Y1ohMCgywGCLk0zTVLq7lExJDBKo4EzYwiu6FATDskwcJUIL4LwxALMzQzjRFANSSzjJFFp2MDnm//xLifCsxyII1Zs6LzAEJkTKY2zPZPxn0SNrfYoSwihuXDde6tCucUzQ4uPHialHgroOUkAIgDAD/youwHov6fCop4C3VhWZixwKPQDA7eIO/kAAOZACFkACKFhn7WABBEAKKCC3uWc2XIGrEoRJrelRKDhWVIl7YFI3TMyyWiEI5sAvWvE3p0Q5N3s5wsIrtHhUGGQH6Hw3qIAKi0NSR4BbXSIIMTNCTVCkxrlqXOJMqjVEaXAofHCkRyAj1Oo4FjQrTVDUkPOtMxwEwhQzrhUrVZ297hADqEMDFCACUNOs9wzY5RkSWvukesfGDWeMHiO2Bc3YjzbHAsU+/5AARv8wD5JaAlCrspADgnEjsKEgqasqeaNzD4sct3P7Lu9AAB9AADjgA5TWDi+gCZXdA3HAZn7s0o9CNpkGmeWyhJAJwtYlJM7kCVfQ1jhDYW2mKqFzJo54VDpUpzy11KeEwpqVDgWgQpSDgfqDOVp9Wzmjodvtu+2AKzehKrWyqvqgK5rDA+xArUjaDmINJ47I3twcA+qAYLd9ZjehD0dEAQZAAsZWxgEe2H27d0mwtcDIxjYXmlfa2A0+MocCYWcbPtgTD5FQ2ZNqM+ljX8bzqIesPVwlJovM0mscL/AQAUuQAjiwUTPW4YAAABQgxorqE9cXJmdauabcVyCXyhhlKDX/hEFF9dIzEyt0IgjnvExvc7N/owOs4gXnsEGNozm/EjMxBS6rtEqEcwU7e1v4lQ7jUEatlOW0XDPIus3O29udAzi8EqGydARexiaGkg6okAY21AVgsKzMMpUedyhT0DYhF6oDLuACrrUNCKUvYWsE+cYOruh8tDYqiUdoUgIdgAJ77AIyk78rmzcqQAT42g+hcAMWoEr2VdF4SycTu+mOiwKfTp2LEg8NsLb6Og8R0AMGAA8E0Lb52g8O/NCQgsf9sAkfMAIjgAR04NAUYDbrYAGagK+AsAkRQAQv0KZdEg89EOsWcAI9ALgEYAGPAhIGoLgRoAHsDIc5WuogUQJ5/3ADKEAHw04APdDHMaICOwAIN6AC144CjksAggwSJ2AEtg4Izg7jBnUPJ/AA1X4PKjAD9x7rM3DBMrIO77ADF6uvESDKO8MPD0AHKGDt2N4P2r4m8qDpgFsIqb4I6+AVlqwuzrTkZr0upVW6KoWwH8E4bF05IpQsGIrZ1dLeiTMmRCo6z9kvyIJZHOMOtnxCqtJaNmMOvKRCw3IESbo1tdze8pBbon2tA1Pj26v170iuMzgx9gSogXc9AT3Qi272UBIz8lp/PuEOtd4PLJ0AQwIzY2I2JdAAgMu2gODAp0AE727Inz1Zdg+4+kr48/AAfv8R8mABa+vAjEsAAkEAzP+e97A+Ay5QKi+wA/3QqUuwBFkAt3z8ESoAAPNQCMzeCISPAh1QAnRSAj1QCJTwAABA+BFgAehUPjhg6zfwBFbvLvCQx45LCsNOB/OQ79A8sTdQwT1wA6Vf+A/9BK/Otvr6+AeVNwnQA81+GRIf/f0A7gV78MsPCIWwCW4LCCmuL/GA8YRABLIv/bWvD60++BiLsYbv9/AiQtYtWiH8ETsvZkiO1gDBxF27KTp0BAHjLl27ewwPHFwAhuHEhgV0NDnipZ1CihOnLAgRJEYBkgtKFljQxE7CiQsHPgzRxFMMee4GNsQ5EWYMMPdudmyYTuFQoUWJHjWaFOlSpU2ZPnX/GhXqVKlVqV61mhXrVq1duX716nVdPLJkEySJl6BEWbXx9O0bAHff3Ln67v2Tt27d3X99/f4FHFjwYMKFDR9GnFjxYsaNHT+GHFnyZMqVLfvl2C7fP76XPQPmey+ekXn9+t3AYTdzznYlGqAAFGHGO3gPCPQL1SNBw3UNQqFocGRz6w4o5sm28M52v3k94uGUZyICoEIEjMB7omEGABzrDKjoEGEeEXgqVCTwsrSdvBM0jAAakcKC+Tjy2qnQZJoSEQtPpNwwLrc4ioqnh3lQICCCB044QQoccsqJCQ0i2ISIE4DCsKF20oEnhX4AIaCH5IwgoBBSIpBiL4ZU2CG2/wQfeMcEAEqTbYd5UpACHhKZA8AAhu454YHjCEAhAgBMgKeD20DUwCeh4CFgHlN6eMc/DzfpsSF34omEjkIoUZDBHFt7rR8UZkjuAUqYM2LAnyCkSKgpatDBjiPugRPOdmoAiSeGjNoQpSYW8MKnghZYyZ2c3KETo0KBeq</text:p>
      <text:p text:style-name="Standard">gJHh51UiE83fkoiCaCiCmkTa8I4ooQVoLwnnTSmfOKLoLgwR12FMUwnRoKCGkdm8ICK1dcd9W1V15/9TVYYIcVtth01kkgrbWUTYtZsu6JK1q59mkIr3US0eczbbfltltvvwU3XHHBbacddsrlbNzJ0GUoyNJwA0AFn8rVEk8LCADkhv8nfmzniRv6IYCeDXtDAQUtjlD0nnei1LdchvwFGB4tOwQEhQ6eozcoDS2IoBDdrLJJHg0awQAAF/As9wQiAAllBhfKFQoME24jwAKG3EkgktJOMSKeiTYs9djX5ulZnwyBcocCTQ40IgGG5GHBtQhOo2EoCv7tJwIN5BGqhOKYm2cGA1CGuOYf3WVuh32DSkDIfrJ8uAeJByrXAAAaicBmU9umg455OnDa4XvuvXFfep+wkYB3js5zigI4zeiqh4IIIr2kGoqUJoUOtUOeoIaCKaKm6AyCUKbumeKjEGJqoovWm7iiiSZiWomie/RRdIEgunAdIS/SydMmc3QIKSH/Y48nNnnkl1e+eeafd96qdsZaK9l4SmiLrbX0kTYuuOrB09q91CW/fPPPRz999SuDWbN012/MrnU0uM20sCkwNeF2VAbRZofXmxAKjFACdxAsFA1Yxzn2R4R5EGAReMKJhKI0wHTEQUgWK0FRtCSUiXAsNz7LU5wOcAQp9AMJMziBBhf2NgqgCycEG8+F0hGPB5yiHztQQUeOQq8CHagDPgAe4yayDikYx0I/kofn4hCJUxDNZ/fZAZsICLx7UMBG/UjB2hhSAtJg8HZBakTENnKze9gNYP6j1/98QsSCDZAhNOxHFjzwAqBthH+K40y9pFOInqUxhBrig0XsxAQ8/ymlI4y4CEKclBPVhWBSqCsI5RKSlIfYYQFMCGJODpCSjKDsdu0QhJYEUYDYtYpeuKtjO+wykYGMAyZB0EFKYsCCVylKI0FpxysJSZR28GFDSPkRRz55qj8KMU/nWAjw8rHM6EHPmc2E5jOlGb17yMN6ZtFe9p4jF+/VAy4KwYs6egI/cpbTnOdEZzoNM5R8tON96iTMJ4HUA/HQqAE+W0g7oNQPFP5vIyq4QdhcILSCIbBcUNpEP8vVzn6lQKDpeIJDcejJOFmKY6dwzlQ2dIAESKERgHAZgQykNc/9koMAxeK+tmSg5jwxQxxMQA9OARx1dOUEM2jgA31yACYcoP8hUJoHACigEICCiB5B3AgIhNSc3fzsXoBwDkPatgmmamgh9yCYxVSUk+EA716b6FlDaEgHUjzAZze5B0JRSLd8QiykV1EISkIAggO4xCkb2eSmeNCSoTiOk3QryEF6YlJGpaRyTREUoUyqGYqkKgR3ougGgSKUTR6EB5sc1QJw0hRzgCQIB+iI4EI7kHTwlAV+NGZqtdSONIABBHpggmplW0zazta2tcXtbXWbW97u1re9BS6GxqKstmizWW7p3rTCl5fxwdO5z4VudKXbmP9tpjPT7Qu79vcA2PTjFA8AwUDYCJy9bPY+/9pBC3sz0wYQEgxSIIQXLcWQq90whxz/m0ckmhpCheC3aYxL5hE6SgiQGsBqUcwi3TZSlLYdxwJ7MxAKUiQVHvagEOTlbURZCLNqsmAhdrsRPFb0rxvkkCg9RJF9ckI43bTrgilCrcKi9IDdoKw1T2jADAhQv0ZEIg7lGus8UpSZ+RV0HUBBKQ5jjKGBqO4Kl4VKQxxHvEsqRZBBsE+5PiJYWBUFJjyQCJwOEJPPVoqiL7lIDEDrR6EE7wAWaYKaUZFXO/BgtYsyRwFUYuehQNCQp+IoBShgAB8El7dHAMEoTuACH/zW0YZ+dKQhPWlJV5rSl2YIssqy6eOapQTQ4iZdBoAp8WULu6dGdapVjT6GMPSd2AWe/6I4mDScmkkUnyYYID7Uj018tDS6Po0KhPab4OTDB77RNSCAbRpm54sCWR2yVAYnnp5JRVH4OAI/8qCEhA6UqAEVKpNLIIpQ5G0jBSqEuW/WFHeSCQUflG2HYogyFiSxISqrzhN8wqJg588nMa3OgzuCgxJFlT0PaAQl9AaUFYZUlYj7dSGSXYjc1DimdECBzdo8vdcou9mmWXaJ22mVhujDIpSjCb8EMQVBsDIfD1nVAmqCE0EFAbILGR6iJsnKSFUZKAUZFU/ycTt9MEIG+ihKZ0PgiSAUGlD6MIcMfDqUNDRqJcg0+epikAih8BJVel4V1zgiCH2M46r8SsMCDP8gaAqYwQeYwjSEeOAJRY8CBCAQSDT1Pk2+793vfV8KGLLpLG1yL9TeW+61rrtqxjfe8Y+nrsOsm2ph/umNRoCNKUTcQ2b3oxGb6LyulZzVg7WDHwZitsT7QYfVM7vEKPYfbS/a4jzhZITJIpzYJiJvsUUWeAQ7BQJn2INyLzx4+UsHfuGWWv/GYyhekEehVtpACwCvqCX+2fDTLfDNLoypLt5E3kLI+wsRUTzMIcAOeqCB8LR0IGNFgQlgtaE4oH4e72J96JUsW4IsQAddsAM7EIkFWABR4YHYEoSFmBPiCRUC1B1OCQE1+4m0AxVM8qPJqRzkG4pRkh3KKZ0YCIn/AzgKmLCDVSkdAlwdjKCoAoiBTfGpMdqyQYkto7iHlnuI2AkJAuSdAzyVoWiHcxCEGGA7FRCBRsuHN3G0dnCtUaCARIOtuLO0KITCKZTCKqTCK0wETyOLZSkuZfGC5NoHbwKnvBgnyDPDM0RDyJuIdnq16dKhomgHCsApQkAg1yi3DlABCshD89hDCjiBRMiH9TqgI/OaU4iABujDRKQAFwCDJMC8vJlBqPCgqMoT4NEHdcCeJLAAh3oriEqBRpiBFsoTryk3+Ru+U1C4YkoKDSMAEcMtGesHGsMJfbC3dmgwxfk2+2INFBOAc8kJoOqje2gwdYMT7zuiiKqOBvg0/w7CrxaboQfAOO4rF68pEjzcwxfQQz5kxNlCnQOoATtIQdkZlCczFVWaFzopwC7whC4gsxi4h3yAQxJMiEJSCESKJUqhCHfArNlhHdmJgQWziSnQh5SQnZjgnU2xuXSAx3t4CCorFOBZiE26AksSwZY4lVRxnYvYlMdKD4tUlBhYuzwUARbQkCksLRD4ghMYhVHQg0r5u5cEPJiUyZjUlenZtGS5prJYFsOTFrlIvHUwtTQUyqEkSnhSsMlDNafwCWpsDn6QBymIAAnbKpxwh3/QDKHIKgQ6h6xcB6uEoK/cEHUoIgwypov6Lz1pJ33wAbVYB4ILGx8RCitKKSZTqv9GcCCfGI3t24qbAoR5kMXa0icPCTfomEEKmJEsepgowr6cQLe8QQqgokQwMrd2ipAJ4ZkSUIfXIEuK4Bg+whg4OgUT6IjxaoBCMxUIaodx4Jfg0scFAMHWEUAwmLqFOMImQ8GYIEBzUEiARBX/q7JMyqU6+aymaDM+qZPWCYICwJ2iIKY50Z2DCAEHrCuGEIRRIh41m7VyGQQ6CUA7y4lkaofOSokSjKVy/KWSvAchNAAzIAGcYIfmYS0vuLsT0AMvoEwrxM8rzM/91M/+lLQCwsllqR7saRa1YAEwhAvUEZ/FK8oGddAHFZcNORd3YtDoOpp0oMZQMIIkSIdFmDH/p4EQKhoi3yAvd/K+SDAD4BwjDhqc2wjFshQPSszHr9QYoEIhJ2kbFKAEDUiEHzEKgNoEHFqIAik+3oqO24iAPBBBqzDMBlocU6m3qesQfvKRe0CpEttFC1M43nQHyATRf3iATUCBW4OTYdQAJoip2OjFH7kHpmyxdoA/0eSgzTBGp2G3n+ktm5CycnGVDUkjTDqVfCqk27EJD9shVDiVNEgYHywXdmCH4EkHVBgjdzAaPl0UhTgHhbALS/QCffgdo9GQgUiDR4XIZLKJjaAbqqSihEkHUE1VUAUaU0mDX/LTKzS7hfCCc/icmeRVmuzVX/VVjhgubNKmZbmeA0iu/wEQw7tgrqCE0GeF1miljOpqQ+eyC2G0AIlh01hrUq3p0RdInMXxp8xQiKwkpCoKVzZbLfoCgNjYGtkrEf3SkJaQrHmxUbh0ByaQjg37GY4zDjLFGdJwTJsSkk2oGUw6CtZo0w4ojb/UByawi9M7ECkoqSvNoZKEvaGjCGAEobYBhE3AUtvZJ+wj0ppRsDjUhEJoKbF6AFLIOJyAILlUnKTImEkjzvna1T4bI9qaNRb9E17ir+8ciqdYt8o7OwjhiIG4CYUATqHNR61gpcrTzwWrVf60Wv/E2qvV2qyFk7HIHi4sUAIFtZ6cC1MJJ8+R1rRV27U9DDikUOxyp5iSDf/8CaYEwDyqMRUYWkwIkgcL6IEW4jj2OoJMKxPE9MoCsgAjcAGrFJmpIYA8WId8isMO0CIoAYQdeAERpS0bPQEnSQczEqh51dcoSQF44CDY64pyAagwCoUHeJk0Mr0OeIAWSgcWqZge+LFq8gIfgMobolsrbZHFdAcFakzjYwgvdbF5aIRCIIKxCQqUCoUOyCBq7LE4gKAgCQWqetM4tR1/nUs+nR6/dd6t7Qr+mkncalou3TgN3BWupcGthV+ujd/5lV9IGy6cPC5j3UIW+ISejBZFKTW2FeABXlvJe1vpKiR060sCAIAeeIAUgI3wy4OaWAgXmAHTQAFN0AAV8Fv/fAlZc0UZEDMTDVaBd+gBfFGyhqi/efASD3AQC5iBCGhFnFAald0BE9AAKTiBqYAHU3goMpK3ftiP/miAHQiFrDEB+wCe0ZiHQ7AAWKGthAHeXTPYGXDgHSiRfstX+mG9EHmHdyCRQugHU3iQibBYckW3LYUQjpWqB6iYd7OOd7CAB5iOQug9haCH25iHG34CJSkSQnAilo1GnMiu/cGpitmBPFABAbCNeVhM+oXk+u0IYKXkYK3kS7bkTI4KTRNQYsWeT0bW5PImBWWuCiXgU0ZlNPRBpJyue1CHTqgf08i/j31ciVjRJt21ZPOSI8IqEhU+n6iiduW1ZWMOC4FZ/7uFjUZgPeoAhNKdCJFZEpXtRKZwS93DpX75l88DuQ8hAA3Yi6GAvdzKJ0UxgEhAgTBiNlIAhGVevr6N5b4hqxArKTxBnGDbOO0ztzWOksgMUwIgghb5uKCi22lsgKnpNdAbD3qquA3hXpilF8MU435Q54/yLmOO5IuWZJfU5I3G5I7m6I+OpvvFpuvhtGdB0AHwiQBO5ZVmaTVkrAM+tTY1gR3omPuLgBuQAhA9zSGygBsIBTFuoBl4gnlWh+IwmDshikQQAE1oIuaQjTtQsYngDDmcGvR7gCodojzwYTM5y6PhXKqEoBIwAQBR3lBIgQYIHIoAOPFTLaZNmBPoAP9TgA1dOwV/HmofVYg4aAAIJgUkKIQU0IAkgF3g3WMV0FixMpCaiSxgBFHJtIB46IA16csUMIEpkrUCWmoUQD8piId76QfnwMsHMBMLUE30LJd1GGvNRj8iuOuMxujXdu3Yhu3Zlu3apm2b1J6wDdDnQFBqSQdrKcOWFu7hhlsNYeWYzielCNUZ3SBZW02UudWjbVTRAl+gMO1CQi1aJayqoNrv/B/wdBj9wSV/s63M2LjuJu/v9CQW0Ag/zZij+W7S4iXRwpMg+ZLqm5fw3u6NmFAOem95agcmkAcm8Ep+0dzzpCKPVnCQZvAFd/AGh/BL1rRi3TQuHNtQ2wcALmX/4ubwDocnA67W6HrY5Twdms3uzIgx8badUvlZt7Wx8C4VjcFTxukzpIVZKKaoE99uovijNktaOJzXHU/Vapo6c8kfxqFRSAWnf9BHM4gEQFC4N9msNxFU3hwj6mZI1CxJKdfvJbPtL79tMBfzMCfzMTdzIRquAQ1Q/L0eGejfafkes21WD6fzOl+fVQ5x6DLV0FooLq3EciFJNu1e1hhshwaUr1wlh97yjjjsWLnmSbaUqzIaq/zBf6DBS5Nc1OoLFS9HFvUc7NaT7FbYoJ2IYVy4/16orgsiJpdcKnrxaoosqc2YheCMMrf1M8f1W9f1XOd1R5vwktZJ67lw76mL/7sAg2vhjKq082VndnJ56Tx/Lo3WIKpYFBl/xe4VolhJ2O2W9m2fF/4q2jZjN1nPU0XXdhbl8VqE4hUf9NQSVCARkoGtRB7fiFJhVJiF9dxSlAjn9wf3934H+H8XeLDIQpJWizWv8FA+PPDpCz9r9oeHeG35meN2w+RhTZrtdg1yd41+tPT9I5y9WuUecC8nedwSpntQKge7qxDC+BYXJnmQAfZlih0f+JoP+Ju3+ZzHeV/1Wk7T34PnbQyfC6Gg9JuI+KNHesjIJzY05eeiX+WmeR80eenGNK7AaOCpxabAtHNJBxZom0Zw4tPJEG/383xva51H+51P+7VX+7YHlv/7JdA1N9Yk4MlpUdbwkQEvgPak5/u+/wuqpXjp2nWXZ3uYZIiHrUj/PBs3Zuv+/PReh/zBj/zJl/zKp3zaErwKL+kA/UKhHwC/B/3QNwzNoJu9N8rCd/uYrCYLVPwvegC9hKZqSnTLp/3Lr/3bt/3cx0+vTQKgB3qSJou676Z9EP3iN/6G3xCmTzXcZ36uraZ5rkIkij6Qv8LHb/7r1/3sx/7t1/57KPgYAPawDfpkPf7yB33wRQXTVyfuZ/9Lo8XYws+hM3us7TDUt//Uv//8x//9jxmyiAOAiJcgnsASCUoQLChvwD6GDPdB/CdxIsWKFi9izKhxI8eOHj+CDCn/ciTJkiZPokypcuXGduna5Wv37x7Lmi3vtcOpMyfPnT57Av0pNCjRoUaLIj2qNCnTpU6b5rwn7wBOd+msYr2qNSvXrV6ttnMnVR5OqE+FTj1rdq3atmzfuo0Ld67cunTv2s2Ld6/evnz/6l0X5yBBwgkNx7vnsCFEhjYfQ44seTLlypYvY6YYth3MmZlX+g0NeLTo0knlscD5dXXX1l4539PHhKrr2qxv35Nx757t3rd9A/8tPDjx4caLIz+uPDnz5c6bQ38uPTr16darY7+6rjBBg4URDoxXQt/ih/X2fU6vfj379u7fp3yZLqZn+CFJ4zetPz/fsdeHuyTVbvzp/ySVF/shSKCCCTK4oIMNQvighBH6tY5h4cUTQ0LcKcbYQ47ZF6KII5JYookaubNZPvWdiNF/2cH4oowxMnfAbAlGJQ8TM7KWkzz68MYjjUISOaSRRSJ5pJJJMrmkk02yBsZ3hSVBJWElLOQhRA212KWXX4IZJkkuxSQTTWJKNKGaFK7JllSpwYafO+eI9eM9TO5G1p1P8glln3/6GSiggwpaKKHJbXcYeAlpWFCH5UWEpqSTUlqpe5t1diaahxraKadZ+XckbPro2KSPu326FWfugBVWoWzqlU46qrlU64A/sRpWbVbJh1VZsLb5VFRXwRQnsGrl1OtLx0KVT66yzv/XDjusbiXWOZy1k8ZvMUH7EqtBJsIPht0hlpA+WkJ0nqXrstuuuyjVmumkwdLL7LFS7ahgjrcSKBWQnnp1J7FTpLimWFf5CjBwunYb7a88aXVADQt4cRtn+QSMsMIbc3VPTM6OI2uQqfqWD527VTUyx6u9hHGKOLHDL28DrpMEAyyMY5u0rrJ6sDuJFoThQEMnUYIXkDr0rtJLM810iuxwxqKY9VJt74SkHvAyfzmStaCAKh/qzhQLBGEHGLMWmtPYXQTBBLZVIyWrPgcsEELdIcSwwAFA0Um3Dk3EAAZR7rAjSN1dIB4C4jzIDDewy5YgQjkksGCs40W5Q4IZ5dz/bLVT6Xjhg+TlkA7HzV2l44MZVKCTAZw+sSpPHKSXA4cLrPvATjoWJtFoQRv2LpBii22JXtPHI5/8l/LJK+nlnj8PGL5VIblvgrPauXI7Y4cQBFW2PmiVOQt0EYM82EIv1BRT6PB3E01cYYf8YGQFUzoH/N1FEzwQ9dIUBSgugIg7QvqqliLZuUAEbktHzlbWm3uojnMyyIlYoqcTd4iOdrSDQwYwUa10TKEEpHOBEEjQmnaQKglUgMMQykGFFZKATlJS1HcOgqFHeageA1AeD3vow/ZgykyTIlmntrcseRxBIOEpAQusUsC4TCVFSXLWWBD0MtSkb2xXCMLZqNWn/3bgj2w7apzneOOO8engCk0IwgLaqAPvzSpZggDjAt4XBHUU5R6CwEcB8HGAAtTNDkdggQNXdo/IUYFyYDlAEjQoAnSsUASUkxXhKGgo1ZmuiVpL363WIYIhUKEcImAAA0QgAiE44FoFaocnQykCB7CsHTJIhA9IYMsWisAHOUmEQDY0rg3FgzzoitQPi2nMY9akVvTR1NSe+CBvHeAICZjm0BIQhzisw5ltwReTRiWPA/FnVnUCp+e0GILvVTBC7GujF6T4xDvpsQB/u6M+XhKvrEBrChNrwhHa+RusCKIAa4wBGS34oHs08pVQ2w0jb0e6UFLhdpB03bVEpiZBJP9CcqeznNW8NSsSlGMIIkiNwGQVE51ohQXxKIcQMFE5o7hDHzKVhwrh4EFWWgkhQevlQe6BrocgM6hCHepHMLUiZobJoAk6mBfAkIQqFa0EVZpmHHxASCImRwal0leeUlMk1YjlACyYAvTw98Yusml7aWxbHAtIrJguQI0E7cluKKmVeEGLKbqKZwgEWVBtLkgem3NdkMDYSCqMkpQigEPtQNk59E3IHYlY3enckY/0pbMdsqsd5TgjCK0AiSfY0spRcrWqduCDASL1AU4sJB7ClEunwYQUY4hq29ve1iplklpSAaufgcnjICWYmUumIA+B6GFHWHWOVLLG1eaa5ir/qvka3PQxtjfSZlDrpJg2e5YOfbSRi7SCiTtyBrsBaawrOQESWdMRUDUOspCp8sEQOIhPLyShviYkazsEIQ/VMpYBDjhthDCoUT5U7nLLgo08JJcBB7ADFflIg8vSQSfp8oRXHKUgyqC1WZtqB5iH2Wk8knCAAUBKXbhdMYt/eNqjDlG+gbqHF6TJDx8AqYL50EcJ4hCPRPi2KdzkmZDacTLUfNUlYvkam/KBCqCAsABXWAD/zKhHQk7LKp91SciGwhlKckYfYhnzXdkXBO8VaFZV2aRlN3NBgbnqJ+3gwzlo1dZsqflOFA6LDBTnvf5WcFk+qWdZ0oEK1qRsM/oA/6BfhyIf6UqRvChDykkRdtLocUZ2o3QAWO+XBBfAgQTou8oUkrC6Ek7rY3wT2JLBphWosQNjGAtZOqalKkwKOEUx6ZkUO/ZlmNypVmmIClA0ueSCwQaea2YVCzJ6Sh9gzMK1tt+eTNotL/7GR5LL5VWkNDSBJEG4QRsIeT6B4i2BqMXqXvfSvrzMeQV5P/qQZjzctiecRHMgTFgucsaypPV+M7oV9JFu1iRTQL6vC90LQffAYMarOGsKflNcExYABoJZbNE6YHgT7BCDA2wFJ9tVLqrG1vEgrANispL4AjY+0LN5FCvco9h3AdiE7ukNFRgnnMgYsXE7rKPVZN4T/v9C0ATE2aHhcXNif+vGz6t+RVeCMKvRY3BO/iJlCjEwAAUMQAJiFZBVU4ig64DCSM62Yxxx1qwIQnkzJSOMBST4ZO1GyYTKZfaC6ZC75BjLORIw4cK8ySjnmrhX0bkdlq3iDRNKmUB0MMClUONKRjMpWcmxLtQJHm3PJlv4CsZUVy4RRAZdaHoBH6fBtYP2PYCGkN6FOwFmeAEQcAAB218AHCj+B7rZ7fvfW6pVMHZevOXUjhoPxAcNVLI8DJIE5co4OLL5XpI44wV56AZPXyuUxHVQR/3dfOFcZJhV/PbzoyMOzUQBb92C0PH3vU9wYGXfFivmEhCSbY0OV/n/1Nj/15t3gR3ojbLcg8lxEcK5H8OdGVV4TK+IDdl8nD392sPVwBsxnB3YEf0gmmgtWl8RkJfdwx+RjdF5ws0FwRF8j1DcAxi0AAW4oAv4wJ2VEQqpUC5NXsTkV6h9GVZwRgShXryoDhVkQgtpEOq1xiGNjga90CSlCEZtzka5Awtk0CjlzpvJQBIkYSi10M3QSVZ40uSwABY+FChRwc2QFrKtwxMa3nRBixfogw+4gOmRzhAwAOs1xYf5wLW41rcJBAjQHhAAIg68A</text:p>
      <text:p text:style-name="Standard">BQgQADYAB8QD/Ap4iIuD9REDVKBiVIRiJrdj0HoQSIUjFWAQQLwAxNFn3KwgI5smF/kyIEoyamw/wn+qNEV5A0bGd3NfY8m4Y/72QErtpECihdQBJQO1KIdsNECxID+7QQIeV8QtNNujM8VnFXHXBfOLQAgBQHOUU+KcA8brWJ4hcCU8cCBzE0beSPDTZk3euMBiJnYAZI3xs/4OVpWBNT7fGBQWAX76IDCLQAftZwvYskJuUMJuCAFqIALDFf0pMgRtB1h0ZU+rBQ6iNpCBcgUqENI5RKd5ETkkI4plVLbvZARegUJtBAumdJigWGyGBjnOAAf4ERG3c4rjcNOaJapSYDpkEAplUMCJQEs9QThmZIEVCQDsFB9vV07+AAp2cy2WaQI2AwpKd+qJEIcXORibVrqbRsmtP9Wd7xWCZzAC+BAVkrAVg7iD2yAIT4ElzDiWJJliGDLu0lK8YlGwYSgdyQBa0mFQcTB87kav/3G9aXg1uRJwSGIv/zVaLAK/gwUPKlN+3ARsYDRxrHRvkkX3dhBF1DMmIkNAJ3ZxyXLPZiDDJjDvamVGPlPy7HiGGXF//xNDKQcT9BN2RAQaY3P++BcPW3PAfRVDODDZLYPBmJgx6VfC3BcP6EN092PYsofU5wRo8VXV+hRBTacOwhC5Qjm/qidT1wFD9iBC27l11mQPpBAKIkav3ga2s1HykhFAnBW5aROHJZDBogmBJkBY7mOSV1WBHHOvgUJvoCeZLUnA/BBiqT/YYAN2JJ9GUGWoQMAyZ14EihRzmVxhueFkukgmKexkH6OwwHEAxWAkgYpYUilJ1/eX1iojgR0DnCoHhzoUuvxYYYYAA4AgQRkwlwmQRy8AQJ4JQTo3nkYT1niaI5+hpI1D5pI4m+VRUz5gDX5mHcMxMPZpfQxQWgZiZGNE4NQF4NE2RstAG/whHXFFZrlysR4nzzEkVYAUvekXK6MD8PxQNYkWj1pTTskI3fRjdGNH9Ph298IErFtD8KhIA+CV1/dEbU4S9GhXD7wgTxtUV8ZqhopHOJ4wgK4DVHgjwCCge74RjvyU0GNz5mpw4JZhTxVHDn1xDlonT+6gB6YJ7/1/2cdXlbI4ReoLWRPyApNlYNCEpI+NFLh0UpMcWTtOMCw8YZgvaQZgsXLYNvlpWcTic4QDIHrEBJQEB4cEOiszBFQtlDZ5cgnmU7uiJmhTRYVPFg+HIAIhVKGYigYSqrGkJ5GDZhT4KEekotAnICKQoAZDI2G4MMbwIBXHmLS6Oi+8qtkGBVvRaJaAmZZxKZcDg2Q3UPIJOlxDNl+AJxXKUkIQiyeZMsbec+liVyWdtH2tB8P6E5P8IHJCaB5SRzOHYiciSSpeR/F/NEbBc6exMkuelw7vY231lGczkqZBgHjnEPMyI1ABUEBDBw8XRdbjRmXVRuoIOD+LYU5GCfUcf9FBXrcFKzKrOSD4ZzZcO5EiqDC9T3ME9FXSC7YrCCkfkFWVRzAHyDWJI2oA5yUE7XeYimkrwShgGHs0PIE6amh6iyW3R4a+IQt6j2Zk0nF7NThTW6OJDmMdnwSFWACH0TFy6hD3zrAJiWsdIIFIj2YcbCdKGGCVSTC0IBHiuKABJiBVPlYPMiACyAAAmzABaAYH9xov9Ju7Z4ETlyLEBHfj/aLO3wrhlzTjeHdJwZHc20SfuRIXkaXgeiDg3CGcn5c3smjlorNWtFPtRWXzaEgbzjtAtiB0QRF86KKVtCf97Qc2+BDgJCt2iAcD/wLja1cG3lC1hBLmV4BD7yEtjT/oSDExpr2jJkFwRqoEvMIwgkJptEKR9MZ3Tv6xP8c3RF8ixnpgwz8XJVBmdD95bEgkLNijJPiIGd1MEqJTU11VisxQL6IltiUAByU4ViFLAnAgeZh2z000YINnkaRQBxQFgtcrZhZ6US2HeXIwMG8RNpyJ8QsJWKlKw2rhoWlSIrwqku00uZ2y26oUk+IDRyS5IXVRp4sFol2GzAlgAEAAQS4wB8kwFOVQAkcwBpAgVdeAB9AQ7rZbh3bsUfULMB+ycI6SbZs4kHogVYZhDX9GFvyrlDIRtc4bFdZ0azoRl0SyS6GwDYay/poLLHIUxAEDs8Q16PGwDGyj/6ll6qw/+TYeO8a4Q3I7YmvPGAQlE8BwHIsw3Id2QH/kK/GYoWcHmFhLifYEZtQHLDgAEgHChLU1m8gPaMsx3IgKW//PI+asVIMM+FPNJQOWpZPyEAccKfu+IALnY5HqUYJtJAi0VgcIGgN5zJrZBRitV167shrRMXscJAt0XMSkIDNDIEQsBYFfWFLTeMoc4UUP6G98Uz/pAjiaaRrMN+2xeDPhIcNGcAbvMALZMJWDoELSAAEYEHrbgAEyDEd33FIi7Rm4ARa+qjAhsasgEGjsNZL6EOiHMRLEa9wNCx/XJaBLFWoQMn/kI9vYrHJ6cDGFt3HoVSAtMM+MSrBrJPZWFJv0P9f3jQBb4JB7rYVqRWAwqGf4igcb2ZgT5RpE2hgcZiDcL4Mht0GwgWOgioFpTKwSHLPGiFOXKdf99RyU/BbWNBwfjGACXWaE+GXfpUJSzYrCbDD2JFOZal1TgTuVXlBPLCwqJUXU+gt5zBAHJ7wt0DMP7QDExzWRUcUFeikBHx2BpCAgqYDTnIaVOgWUFIWY4IKPLpX5EiAQcLUVXyYVOLU7/ghELwBb6uoigIBIcpoRyMiMY30cYd0HkPilxxyfviuNGFTm5XF78bDOiAmSifv8YoGwGXfkeRJBgOGINTAFXTBNl7xnUzvcM5iDOSL3iVmeaNpegP0aqjVWQFQ9+z/DfWU3OEEAS92nNGpEQaqY2HyYlgPR5DoLP0GRzBDBZs+LSmnAxrlJi1no9HZQYHP9K60nuHyMIbtxNmRqG7pHeEJGKiGbQYgmOWkgwgVK2ccgB5QQQmNb2+QuA/MDkli7M4wUrgyVo+zsN8lkq8QXksRx5fhmjH3BkI7QHQyBRgwQKyW6AwVRgI8Qe3dHiBi+Rv/wIx+9Owi95fX7l3pLppkePW0JT88X5mgUGzEQI9BsMM0t06QSr6IypMqSFhN7JLIkyB5QZzEY5bSRmLajfwFjNR+slgsteAMK2ts1wFwT/fIQ95xrPcyTgHPDHNyLZFVI9OaRfX28oJbLBgk/7YKopBAVaoIq43TgYE+sIAPDy12610ImYGsandOVHNpa81VvDS6ql03k6Qhq8Zi1xpnk05nDQcGPeHluQDkLVD9hKELOQALHMjJWjG39Fo/l2hT3FUibKFrD8fYxeHmAgcTmHNEOnS4gYcL1J4LEASaF81C8EG884G5yS6Y23vtXkyPigkfJ0lsgIFB+ECjvk07bKJ4eBUk87G/VV+OIDmR+KWDFPE8BgFZ2NoUSPJhIjov1jK1yEpOBBSlo007TrLb8NpmZBYxCqDbGE4xHsCwLYvYHMDNMQ4lxcZ8LJhXx1UXXBxx4MRYN1y5cgULFHA5Tt080Q+r5BjatMOTQf9ry2nyEBfwaM7iNk7BVfBvTBXgKNaKbFgZaShoFMYkYUt3UGBP334uUoA4CeiRpOEnd8JTGg4oXp+DfKgeFbAeCJWA27EAHziZrEGaVmCUg1UOTu512t1KOsxdIhne/eUZb1wW6GrU5x6HkecnQcMO5DJ+OxAkS7HA3F/FQr2MV91PHKBDS4UFE4gHo7jAG0CAATDAGg+G0ZgbivECRJjbveP+vorWmDdTnP9Ftx0BmjMByqCMPhS8Vc03vzvRVu0HneAlwssIk0F8enuMtLgDAmL8ncYPzZHXlFbcAUhk9ykcbfzmqmTWOqFZ0d/cxw0bWNxDBYoytrSK/SwY+3z/+oEX5gLuMoehTNFxF0Dcu9eu3UB36dy5u5fu3pQCV5ocGLdwoMF2B3Q0CQIGoUKBBPOla3eQJMJ06WJQoGAgCYt2JkvGhDlTpsKC68y4KCeCBDuGBYEavKfODDoGLNKNCxrUy59ycHyEvOdupDwROxkwCdlORpxyLjK4NCkwyZByDHwATadOxBARYUe+JPgSprtEV48m9CFCApyjA/NVXCeCCgMSAwlSJfhR5MC95YT4qEnTZL52OM+yqLiU6keSjzM4AEqXoci57eQledqzHZh4rxO8NoADyItM/ErEK8Hv3gDfA+oN2Df8X3Hjx5EnV76ceXPnz6FHlz6denXr/9exZ9e+nXt3784TW/5373t58JvRL02/Xn179u/dx4df0d2B3fF8yENcUF2CBHF8qGg++Qgc0MD2mDhABsQObHCue/Rh4iMHKbxHPwoLjM+hK7oI4oCkpqiBwxB0WICHhE46YIEr7Ijhw8QwsqMJHrwgSKQNm7BjganiuueAA5aaokQQamQIoxCacBEhg6ZYYEUPT3rpoCnMOWDCdsxZQIcuOJqspoHM0SGEjWQqiLHTMFoABCAXmynKKdpxSAc7eNhvrHSa7KKLGDg67aUf31OnBZUocMGHxjI0UCF9kiCsnMymooyrOFyAQzSb1jsgiUpJsGwxH8y4SgRMFBMJVP8q4AhrSX324lQsgjTlCw4SNCvIHX0ScUCfg0YCtRxaX7qnBFnDYmczeeKgojASpqTIHSYkqyidu3ZyQClFX/JhCL+YoIzXkUia4rG/DuIxsdH0SW0nZlF7DbYSQHgBiNqoiCOeBJKQ5xMWILgAHOGEM0/ggQku2OCDEU5Y4YWPk6udfMZj2LtEKcbQ4orVu5UH/+KJI4kScostNh9Y4NVLb1E+WeWUKbOwW4wtlsfKlWn2tiB5FmS5ZpVHUlEHFoPQ0o4QYlggCDvAsDXOGsTUSEcdxJxzAS8Uc0eQe9IQc4EuiCa6aTA6G0nIEnnwNA2MrgiaQYRU1KiJEJzUMob/MY8YJ7CCxkZ6Z5OyHBNsmBh0ZwoV4zb6ijHjPkIeM30sXEski3bSxZL08fntoAu/Qoc623PnCJVeKDQJnUkniUdNH4WjnAw6RXQzdwZbXTOU09EnHiqwYoABONwya1Y+PKr9gGR12kmE43Xyiw+f6EKFqHJQdYsBERh4FFiBxMWr5KmmGBadwoA3qR22JDAr97a2zYAPlw56TAhSS5crETO4jY+hJOLQPQn6n5qegSQcIJqR5MMHujPD9B6FjuMxgArlS0BudHMC2szrBRKQwAuggAAEbAACNvBNPfYhMRGOkIQlNOEJUcidARIkYtqBUHHkURzyUORqAhHITCii/w8b7gpwzmoIeUoXxL0NUYgoG4g+1nEv//xHZHEogRemcjEpwqw9MpDHhag4oMVYCClErNlArqifLFbMNDVYQAiGBhEnyaAAGuEBQ85hqwJk5G1cC0GHjgCknxzxInRsAkSaEMiglaQhWwqChGonuBgFYXJAGZyYuGbHO44pBuhpUtrA0KB0nKM+YoKSTAwiiDaGABST1NMkWxCDdUQqHRhpQiT1dMoOEU2H7dAHH7gCtxBMkpQhOFydWnYAO4DOUGN8z0GY4AIR6ASArgvKAUiwrQDJJx+ow50LcPco6ImABcYCSrnuQQLcmQ96qApLQuiDkEQwYAjRe5RZ0HHOjv+Ayi8LcodmhFWpzPjJAewsBzpUp82nyLN9ZqBCBtJCodgh1EuCQBYVhoBNiEoAeo8qDAvyoRBBbMos5NSmBYHggnfxIwknkBdt3pBSKPzgBxx0AB+EE8IUzpSmNbXpTXFKHYdBjDzbIU8JTlCChbjDYH4y6lGRmlSlLpWpTU0qVeSRxI7FBjcf8ZNinJpVrTqVIQnC6mlE8tWt3sNTFjrAt7bq1HswoZZp3arJLGeHjeTDHHNcAJA8NReHaCkIlMRrXueSDkHIgBFnJBHmMumnLNmhBEl72EnSICK41UkgOpzC4Aw7S0YeII6ncUgQNpJVxER2TC87DVUSoo8C7JL/ta1lbQwSYaM+vs21u+xrEDiXEF6J0kkaAa2TTAvWg+hjAQYoFAk6m9a8WoYqllnSXg7KguRucSCJSMBOurnUNJSgohDFCgmYMJH9+CkdqTFDO+FAPZcA76gMSYRqtEkFIdAKq+4ggRkycxDT3EM16Y1KFAnCKn+ahXr0FQR720EtBjhgukkViWUGE0+MkjcxqTFLNp/i0axQpAQ0eAH/MhzfC0rgD+564L1MOq95QYEL/eIDTPcRsJzOmMY1tvGNBYZa8fQ0Ozq0kAHe8Q54DJnIRTbykZGcZHjgAB53WPKTmRxlKE9ZylWm8pWtnGUsLznKXebyl3Hg5TvMgchP/yDyHWiAgzTTYMlmZrKTnaxlOVPZy2EGc53xfGcw04AeArAAnpn8BBzcoct5tvOhx/yEMfsjyEze8pyrLOd3+PnNj7Y0pNWcaXjMgdPwoIeUm+wPGvgDHmzO9KeJTIM5EDrMaZ6yoKNMgzugGQcCULOrHc3kOeDAzE2285eJrOtcL1nVQ3b0k8dMAzabms5gJrST2TzkNMc507J+gqzTHGZ/aDvMxy6yrPXM5DSTGR5uJrWulQ3tUrc5zk9286CjjQN6hLvQXD70njUt6Gyz2tNRHrOT4WGBPkAhD5XOMqtjXW6FS3vKhH5yqdk87yE/gdzZ9nWTyextKPsDzmoe8/+Q50DxJZOaHtf2drLj3G5grxrjONi1wyHN5WiX2uXGvnKwzVzsMR/bzvSYtxkSoZCYoHYdSYjNvUD2mqQnoMRJuMcnoDEAXviGD8TB8dWxnnWt43inLczODC2UABUEmexlN/vZ0Z52sjOaHox2+zveHne4z13udaf73e2ed7zvXe9lZ7I/5v0OepAdHkIOMqMFL3i9L57vjWd83y0QeQvEfRFzf0flGb2Ix6+97e+Q/OEdH/rFfz7xmze95QkP92273eeFr3zrK694f2j+03DXPDwQ//bLC3nepPYH4Mse95EPmR6LGPWnGf1wIv9+yIbHge+JHOTiC3kRg9987Af/b3bEk33wbWe0AM6+CFubffC4t3zu5119w8O9+JzAwTveD/j3ax7wuhdy8hMv5MLnHfO233vao4/U9q/shswCtKADtMACOIHt6g7zco/5TA3+rC/4oq/0fg/wag/1yo/4LjD3mi/7gq/sek8AC68Eg6z6Zq8DU/D9su/t+o/xuI/3So/uOk//mO8Cca8D4Q73niAB9OMkgJA0WiPpYONd8CUejO6JfiOmYkymtu4JoTAKpRBhRiIddmzrOgchvkkLDYILqzBsSGILwdALw7ALxzBsMCSsTkJaeMVmBgJRyvALxXAOp4hCmKCLSMdBRkMh5KGL5NAM6fALaWIL74EF/5hALiwCEBXxDxmxJDhjjwSxXJRmPX6CMwIxUkxmEG/oSiKFMShijxQCh4JFfIZKfM5QE6tQtmYiPtgBDQvCWBhELU7mDSeDIUqRPTLREdnQiAqiNMpEfERiLIICJqTEVPgiNJzJDAmpR3qRDfcQPUxnJD4xDBFRGCOlPYCRV94QPbzlW0jCdN5QEL+JGeMwE5dCC10xGhVlEF0RIZJIZCDIXZDu6FiA6gYg6oZjAKZwH/mxH/0xOk6Dp7bOi4qIIA3SW16HJurQmBjyPa7IDFOGjKgCIbxAZnbxIL9EHnxsGDGyIGkHlOQDZYKCZuwHRVCLFDMmEhWyIAUCUxLFDf9hxktUsiN5Zj1iAhN1ZiE0hX4cwBUNJA+LURfHET1wcohwkRjfoxSFsijvpA5FkRY9UhLTyR1cQx7h8cTcpQQO4B5/Yzis7h/BMizF8gm1kIV4DOsaMi0XUpNoMirdcogOwKuSUS3NpA+Hii6JUh6gCC/psi390hrz8C1Fci4tRjBBci350kFMIzwSUyIN8zHbkST/Eg3/EijeEemUrggfKDZ6I6YAJsbGMjRFczRv6iAsQyC1DjJVczJXszVZ03Tk4WUQMz0WQy9fE3AOAA9vczddU4go5jWZkjeFszc7MoqCcDYbEzkb5IuSMygNUzDwBYJEJivlsTdijAlBiDT/tXM7uVNh/MTr0FI5m1M8yXM8E8WsfJIu61KMypMhNDI4iTM+h3M+g8g8y/M+E/Mmx5M++VM+/ZMqi1A3TKwE4DEe9OEzP9MJu3NBGbRBrwMorlDr+nNC/7NCiShCxOg1pSQua4k8y0UGZNM+RRQ/SXRETbREUfREVTRFWTQtpWoeMVMeX8M6ExQ0HfRGcTRHkwOrUDPrHJNCgdRCXdNCqCY+pfFC8DNCdEhIg7RJmfRJnTRKoXRKpZRC1+Ho5JFA55FAS0AeEDQfFVRHxXRMt3MxItRHWzRNV3RN0SNdxKg3q9BC2DM5faQlqfROqxRP9TRP+XRP/TRK35FLsVRG/2f0S/chO8k0URV1LLvuLK+uIf80UqO0Ig+xOeuSE1+yZgpiQdS0U9n0Uz01VEF1VEW1VPnySuNxS4/uxA60CT0zTBc1VmX1CVeoHcDzUU01V0lVLdPFSixVIB5yPOX0HyS1WPv0WI01WZF1Wf00ETQzVd9lRl0VTGF1Vq31WmlMtno0PBNTWb3VL7kIIv1yi7DoPiGECf5hV3V1XdW1Xdn1Xd01Xh3kSjPzXqL1XbbySxEVW/m1X20KtR7mVnGMRb+1YPdGTqESOIO1PANLXh0WXiH2YSU2Yil2PKtyUDETK+OBRpswH/31Y0HWhF7CUwT2xkDVYFE2JuLSVxk2Hf9YQC9JdCpTdmaZtWZp9mZtNk+ddUA11l4fiAU+IUFjKmSJtmgTJi4C1lG5rmKZVl65SA0nk1x1KGdxtmqp9mqtNmuxliTotWcL1F1aNUGDw2jJtmzLIxjNEgvfVWv3NF265TaBglLZdmvntm7p9m7tVj6r8lmtkku9wFBlzGwFd3CrY4W2FVcnNnHfFT1/1UI6VHEht2klN3Ipd3Itd4wCtV43M1XDtmO/knBBN3SXA61K1sYiN2+FE0MTdjXr8m1R93XxNnZhd3Zll2tX1V5lFEs59jPrQXR993eLgzFLt8Zql3YFk0jxM1jes3KZ93Kdt3mh93kr9kWlU0ux8oH/OpcJ9RF4uZdwG3XrjLd4DTIu5SE9EbN1wzd9xVd92Xd9+dM1pjMeq1dahXZfu/d+jVYLz5RbpTd6hdUinbMtq/BlH7d/Ddh/DziBEXiBF5J6rzJGH+hvDbVa8beC+VVbhzdbE7h9S0dJxVU1R6Ii91KBSZiBTbiEUfiEL2M6CfVesxdMLTiGPxZgbVVpTTaFcRhmXIYw07IuF0SFcziIgXiIhVhXpSpkrJdLYSMJ/nZaD5WCZTiKE3Vkk1ZtifiKDaRXzbeHgXWEsfiLixiMxTiMG/hrBdTElE4GABeKpbiNcxRpa3ggOdh9WWaHd1N5f5iMx3iP9biP+bg9XvR2/zdzQJu4RrfXjRF5TOVifxG3j+HERuxjieIAvNzBWGQXRM+qcWH2j+cjRBaATxTDj0WZk0mZaelVN3rWhb8UONg4kV25TBXjcJd2jyfyIghUkJ3ITvF2hzU5j0t5KfRBBjypT3h4lI35l49ZTTPXCDW3BJjANzz3c195mruTiuM4Nel4ZSjiANThXj5GHdbhlnNZdrVYk6Eom98SS85oAcBmMZD5nZMZnkdUHk4MY30Wgl4YYKh5n6s5ljN4xv54SlzDidhHJ3NDDw4xdnmZYYHVl+O5IprEb5RCnh+aoi1aOaWqnpVYQGNDCZ3Yfvk5pBn1wa4ZTcfYJOQB6SqVR//uAQz8wwcO8XljM5MZGnmbUxAcqSWnIiECbAqsajP0Aae551YSQhDCJkKm4CCAZKcVwrn0wacNQh9Y4JEdgmgSQYd8zMds8VwYAg3h5G5sspLRiR3cuaLN+qKveIVbmIXBdo1F+q0ZlVdk+cbQeWX0waVBBil4SKkJtCWqNlwD+DHjFGfuExILYGuSpq4W4HLyyEyWYiQOOwgCSUd4IA3UwlYuqbGbZLHdiE3wpLdoqwsCaUwCSbSPwFxkS0WQZLRBK7HYIx3AYFBcwK/R+qxtG4gt5Fk72ghzY3e9spXhOrgl9DT+OacCegpcmh8kw1aW5ACOAAklA2d7NXm7GD//v/EhmgAMDhtJJiltPsR1Wsmw</text:p>
      <text:p text:style-name="Standard">4CaQgKZLGKRJdOQAzChHXsmX7soyLkm0A+ltXom2+oqy2iGOGkJLRBtJ7KC/3yg+hIlQXKAE5vjA6xrBIZNeoXW338VLpxU4Dlm4KTwKX4Ks59p0RfkAYiAelHsh5FAf+gNA/jo2i5khfbhEBWuOGKlp4GaxuWYjMLEdVuuOJDto5uZoVIkuRqKudCBofKkJnGRL0OgIvCAfImsBzMiwMMdxMqk02kGUfuZtjMZoQAu/04MqjYsCVOAFSgCsazvMb/t50+EyBxmVY3RjJxi4K7zNAZq4bVjD+XgKjoAfEoBknKsZ8cHDS0AdFbc+/7zKnOETXD1ZtDfrJFRrsZGmsurjjIKmSO9BEFS7RbwAl25kRdAoaOxSlG4rabZRndOGPS8SVobZF5N6SdzDR4aJyyVgdMT81fv3QUqZKlA1d60S6V64Cd1817OOJBh5lv04uUugZFBdcPBhN9bBJU4dawG7pgnbPKP8IexArrqEID5rRvSDKlh8an7iICT9x8lESpoE3I9gvwTHkz4EU/JBSBZAbwgTIeaIaDAVPoIxJVQCoRU8wfX9MW0ont2Tt5UOKyHoHpz4iXn94E12LjK8xuYYFTjcXqZJtvThCGIj2csact30xKeoLr2YPBFCTuRqHSYxTn6cnRVi3LP7Qf+0MA3maEaCMR2y5JekOhgvi8W/uySExG9sAmUKIMflQYgQAxWm4A7dAczHHNahNy7yvcwxFkvZOp9tFOGlHqcgtKSxbt9r8R4oPg4gfh3CWYliwIlQy3LdgVJXd1zd06H5Uh/w5rD3RB9eHkKyZE6SppMwyZ01aq+6YGpsZNz1Rrcm7NQ5iRjHnUx4mORjQMh5oIBL0hYpYtCXHusPHB4IYB5mwACQGXaYWUvPGOl82yunPvRtKiCL+80LIh40YAcioBD6oR/mgQBm4B1Efow6tFQJ1M6VKA4kmR/WARKbdklkZosXMjAi5Kz+kw/aCLdYuu/56rvnSEfK9xxnKwb/vKAxCr9LyBDVNwNPSgRpfGIyBMEl4t0TLicGeMioJTPy1b8/qasgSsAEdgAF5qH1Xx8AZP/iZV1RKN/yXeB4TQAgCPQjkOdAu3sH2yWER6AQgXcJEUqMSHGixYoYL05MlyhBiXggQ3pMEM8jSH2fBuxTubLegH8wY8qcSbOmzZs4c+rcybOnz59AgwodSrSo0aNIk+Y8mE/hv3tKo+bUh7BdCQ0E5hXq1w8QV64opKy7pzFjxbJozaZdq/CgvI8l48Qrsa4EyXXu0uXdq7cv379+AwMeLLgwYXf30uljIo+tY7MH7zUmq7byY0EFdIQ4cm9vu3TtzC3QEYQH6AM6/5rEOMDub2LUTRYwGQRaNOkDjxG6m6I5CJi8Gd21E65vwYIrTbqECBGkAIt2+Rwbnn6YuvXq2K9rz859u/fu4L+LD/93eN8SUgT2o9N1K1gp8iJbNstwHhED89O6S0Bk3qYZLkQk0Qn9hdJDAvklmFtFYIBE0khwgWQXSPeoZOE+GO4j1YYcdujhhyCGKOKIJMokHGj5PFViUmTdY8AM83AFCAEA9PDADRHMg0ID63xGnl5X7WBEPAsWWVleVR0EWltgJJAEE+NF+SN2bnlRlZFsmSdZYwp2KdEUBTDHQ2fpgAZacbcllpkdqwm30RSwLeBFmenY5pt4vC1gx29rpf/TlDv6FLBAEE0UGkQMZk4p5aKKNsroo45GCumkSFZlQH9czUOjjSlEAEgEPEqkwgOawEPZY/CYMs8MBjya2BMp6ChWQpGZINANKmDp5XzurENSPElE+GCEJcgzwIUXrqjsssw26+yz0B4FmnApQhXtTwpRAIBXhBhxQmLA3TOqFCXsmpgFOR5o7roTKdRiiwcdEEMcJbBA6b3c3aOPPPK4ya5Zekl26r9oTbFbZiGM6RloU4x2ZzqwrdaaX3mlkVoQXnzWTsNperexDnr+BppG7pR8jwztoDIcnL3tiRjBMOsqc8w0z2xzzTWno+1WEfRwQlstjqpBj+2cMAMgpsD/02V9AP6LWAkNnNLPDrlGRMEO/USgwZU4F6lXgyVNaJJIYVe40tkY1nPt2my37fbbcC/VzjlOWRs3Te0sZsADWnmAAxM+Ugc0Rv+4m5A76M7TQzwH6dO1WulQRmtk+qgDLBPjSKq5eO0wZuXjV255s356gclcDPq4IwhiJaOWsEHtHOCwOveoXCZVguhAGhgIlT7ant/dY05vsPtlOGUlJ9/ZxgU0EcICmQvW1hTyAP7y6KBnj/322ne/oNExPkQVku4WDu+lDuEAtOShA41DVqwGftjgFhXeDgWa9IOCKCWA9s86HUDBqsygF+8dSS/rCIkCfzW2k5yNJRa6mwQn/0jBClpQKMNRSLUsqKR2gKETERgIDsClHTLx5Xg+8hG6CqEu7j3mZXvRTd4SETYmbO6G3tkXl/BlPLJMBod8mQhmFtCFI4zDPJErTqFMgxAw6alN5hFODYgYBNykAxX34FgVi4SZENiBB/lwRz7MdCrlnQgx9xBEoHRgB84MRl8xMAAFKCCC3gGRh3fMIx73qEfwrEMKhOhHCkYov76YZzgu2lYKlDawybkrMfdg2rcqk8KyuMUElJjHDWhApifcYCCMHJgL89MXX4XtV3aBC4TMdqF91ENDF4ylLGdJS7YtqSkq4iBUVKCJTURAComAWVuEQytMomBI9DNgVZakMf8Z2CUOTzIhH6cpGXv5i3s+Et3j/sKyK4wJXKjgWGwOAJzYLSAE47ySoEgzpnRMoTYOsyJ4GkZFcl4xHYI4AFU+Q70pJGRJaWgYc3inkXscoAVzpIALkjAyZTp0lBB9qEQ1crWsSUEdKNSIXtC3yN4hEpLwkiHT8HMRd6lgBztah2Gg8xkzPCAUikNQHHpQiGOWa0kRLZI8FBg2kUQoHvpAFoZUUsuiGvWoSI2KZzZYwX2uAyv9AECrgIOdk86Daj08KSB2QIF/PEEgXvlKV6T60HvUpQRoTUJJfuWDM06zj4vBTfaisy+y7BEhjjsYG5twqAUIalDPA+NwKlaD1HT/ITbGWUATrmCHBcDORxwDXnjSkZkrBIFNiW3CEeyZxcJ2oa8x0EEMChUbMGBELwuQ4wvmmAQS9vGtsH2tbGMrHhmYIAKbkGrk1OKOePQgRqToiowIYIF7JOC3EbDACXoQAYcU9x2xAtBK03FSQvAoIwFTCDxSMJB33GMRWaGaRHLqJVOObVgOqqFQM5TU9rr3vfCViQbrJssEPAAQOyoBeFTwSVydsB0n7QeuIsldGQm3H9KdLXCm0JF4xIEfD5pLYmjbRy/wy454/IxkoDRbPiDMDs5TTqFCsJoyUfVgig1BF1ZsKB5MgR2Rcwc7sijaKhrMY6iYYohX3IU9JSlQ/5Yl7XJU/NkDGAYhBwjCHF8ggSRM9MnkjTKUu+bbmnagXNX5TAKMEKOwfiW56ahyBB6ANa4ktx0jLSRV+ZvS6fyzBB3QChFMcLQImGAyUaQwdcDmoJ+ikkIDSMkDXRLfQhv60BWkFVMr6I5/aKu7uaFuf1VgPADnb8BHcAEFOpAjIsBDBSpIgDz0DKhE/KEkEhpL4RT81n0BLnuRkcc+o4wZzYQAFEM+FD7GF5glFWdQQSAxD3ADroPM2BzN2wyWILaAGCwnCMaxp3DcMcXRhICNQYC2kTVmSTAgdKHWJLW4WU3ucVNKW5sgbnTM4qZ7xIMCFgCAphqgAgoYQL++1f8RASJAhBOAQAojrM99zJKPk6aUV4+mRKcK0e9p7VbKjqFhAyGU3njEgAXrxRCiN87xjjurLbi02wTbARP+CvIJL5T01FTwl3MEGFdAS9zioCPK7rWF2xrL6JRlFjl5yFWPseYwbKdQA+YcwQvRmXFeZh0R4IQxMYJgJgk7IxEZnKhLB3mZu6jiuH8qBBVpoFPehlkZOiEmOuYut9rTzvbuAHgHgEjBE8JVEWYqxB0vEqGfiFkCI2wFBT0o1z+Ak2ZLsplH616LPGzVj3k0ImkZhHiC0pFAVDewpyVJwgHWS1SPe/7zoJeKvxY9QbL8gyErJ6U7+AsIXFWa9QNGkgX/GjKkJEne9hnM/c5pJgMmeKGPj5R1lA3mYc0Y8eaowClFDKmyppjp7gWcyIlqvhZ9pEFliVHIyEI34yWR0XHexw75dH773Zf//OZvejroIRCqJWTwPUSj+cBHAFP9c6Yxgjlf/oEDVSW4MJbWZtnxGS7QH5uAAldmV2t3GAhhSsGCaphnEiXASmjjSqF3gRiYgT0xN22RSxR0EP/gDwRAB5pAASlncv5lSPdAAZ/kfhIhcwjiWhQ2dQ+HfhFlYVwSUXTFBLgBfAhRa6URUmjhGmTBOn2BFtGnIEboJtcTHA2VdSbWUPohTQvYdlZYhWuXECIoYFUDGBuhJHh3NElj/xF9Nw8GQiQWUXjy8UgnFQqh8i6RYRGdQQEzUAj4dSA2WHa9cko+BYGoRoHIooGCOIiDWEAhd0HpcHoNIV4JYnJY5Rlvx4UTcVvzgEx5KH1XyEMygGePE33yEG6vVWvK5i9u9oU4RzqKEhEqmB92ZCSZiIWvGIt5JBEMsVUqAIY9BIVuQn+mwhf59ktEExHbtSqTZFYNgAKA0GVdEVaAsBVXdYsoZBXHiF8OIQAzln4SkRcdISw/hXlB9UBpA0uEOI7k2HE3R3oT1Gj8NQ9j2Ig30Hos5xcu944w94IRAHgxiI36ODoXBms+JFc5ZTCmE4T50nRUZxl4tCDZJYsMCf+LDpmJJkcAhCQdYRh39OAXxoVcqiARfqGG63CMYtUIBnZguJJ4wpgCgOABAEAIgCBV1DdlX5NeqoR5YeMFnCeO5ZiTOulek+OBI5eILzIPEZAHL6kRKHiL7fJylLYXMsc4l7iPOFM95OSP1SSDeQQmpLEAz6GQp8hubdeKUPmUYhmWU1aRWhMfRXk46WA0DmEqhhQPXHZmovQ+q+IC2/duTwBqKmACO2AgT0ABefkEBsAlx0MgsoIDM6A/PPKQgFF5lseNYwOIGYKTO1mZlilLCkE36Hg3+tJbXFYIDwACcJgWjoiUp4I/XBgRAkAAp2AE+TiWsFkz1SOFOBNrn0P/XsJxAE3QRtK2HQfZJ4yJYYzZkMQ5nK+FEGU4Dw+QAAtSgEhDDxZRZQRgAhiRKqtCUhQhRgB2AwcnnMr3RwIkVYsnEHJHflDWK3/WZzzlETJwk5f5nvD5gcREciJXQfeALt2Ve2tRmuu2W6V5RAjRlGQZmzNzAMI3V/oiDzIAcYqRQT+iZis1lsU5ocZJoZSSEO8gEA+hIJeyCR0VEXAplMVVEZKkUQphcNdFhdnVDp40EBYgRvyRjHiYTHnIEZYXgRMSEvcgaBD0SvH5o0BqS8NxiLHUDi/iFayifGiBmqaAAwGzFxmami+oBAbymgN6pUO4YVzDPcDBAvJwm93j/yZ0UyQVWqYWaqZoqmdV4QIwUggAkpYTEZQbOhFVRgkvKhjDGD9lIWkHNx33YAaRMA+nEAlxQBnbNRB3phuZ6CtwoUp+9hHf2EorEaSUWqnLknObGTeR8xRM8A6mUAjECKdF0x+/lAgNlW+SmBCzB5rMiaWuuqde2pt3ZJsqekMGoyRKl6a6eqa8uqvllhhRCggDxxZrCSMEcJF8sWUiehHpwDR2ORgnqgndmRGLF0LleR4B1JIUAB3/kIk0dKNkYxIewQTuaanmeq4eMqT0NUvqIAXIKEjv0C8TIQ9PQARDcw/qAJL12A5PFUJSehC1yFWvOrAXcQC+N17vkrAKu/+wCptdOIiwDBuxEnsqZEJy2TSx7xI5DKuxLcKxGPuxHQuyIjuyJFuyJnuyKJuyKruyLNuyRYg8cIYC/eChFkBQsaYCRCAWZHFcOnJdbZEEcVlcCesOI+WxFcsObfiGLYJGJ/pJKbW01LUDVtY/VOeyJXsQpgSZxFISNnksGqISPoquYju2R6F93FqfFnQPcBZCWoECOxAJPTADKSCzB/cPJqcpRgAPJgAApxABIbSvK9hL86AJJqABDdCqBEqwGSEZC3pzjvu4kBu5j9QOm8gEXSe5mJu5/+QZFau5nvu5oBu6oju6pFu6pnu6qJu6qru6rDu6oAE1KNAIpNAIEXD/Az3QA0SAIwfos0+FjARgBCbQAU5apxbwuM0KPwESuY7GnQ3gA3YHNHEQCadwnY/LBBoQQhJptq07uu4ANr8SA+sJge5wLMfyD0NFmWSbvuqrE0vlkxa0JPIAXfMACM3IjF2hNYngQ4x3YPOQAj2ANSUpEdVaCJvQeDNQjIqbuBbhattXM0Hkc0+hTAUUPE1oERVcwTGDwQqcwBy8wcuGsHkRv6oiVl/heJQwNJFhAACwFV5xZr9YvBZci0nqGn0hDydAAROoiw8XpZRgAhwGSQcRlPaBHxqsTEjSYB/xKxD4U0E1ANBgvhmiNus7xVRcEyiyrrIkOSXwDjPQXF6h/yM7IAWt+hkwQQFEILP4dR9HqYJPRQAiCXhx0Ku8Khnk5EMCY7lMcMeLocd4vMeN0RiW+y6fKBGLUch/bMiSgciyZrmHzMj6sg7qwC+MAQYs4AUscACVLANeoMmcvMmeXMh9bLleAMr6MMqhTMqnnMqoXMqrrMqu3Mqw/MqyHMu0PMu2XMu4fMu6nMu43Mh1tci/rMjC7MjA7MvGnMjEPMzB7Mic/A+lzAKSUQLx9q5gcQOHC38tYsYowB4pEK/SaQIC88f3EKUAQAGdzMmm9w+MYXqY3M6X/GjKeQKOoy+X3K3jPIJa8w+mHM78LM7+jMyKDNDEDNCjzK8Vt0BiU/8SPdIZzqwv6VzFEE3FuZepP8m5nxGhJtQuy3dNZ3TRvirHMeTHCUsViUHSVKEYZHHSHUvSKf0ucSUwLTIFDMvSLe3SC7sOPsAvYJAER/AULULTI52wHGu0RB3TIavSSA1SSp2xDn0AcGJQT+3Uo2xk+kTV+mDVWA0xV63VWV3VXM3VUR3WuOHUYy3W+qIPLC3TduXQSVTSXl3VZk3WUF3WdD3Xdi3XeB3Xel3XeI3WaM3WDp2yQD3YQW3Thn2yLM11hV3Yia2wJr2wjf3Th/2xQM3YgV3TEhvZ76LWmJ1Fk03SjHqjTqLEqAYGY9QiEZ3aEK0xRFqkJGMdi6t6Htz/wcsH0Jd92zN92zRt0uKM24rd2MAt2YqtDkeQxwk0Ford0r8t3A693M7d3MyN2cH93CY9ylNtUPpy3bjBytu93dd91dkN3uL93d4N3tg91vqC3tx9D9c9yvtyybt92bs9ythdyvWt3el93+Dd3fqt3uqN3/sd3v7d3/riyJ1N3dC93NEN3cq94Mmd4BD+3JK92BBe08Ft4Qyu25Md4Rje4A+u4cyt4NLt259t2IvhveGa0CDRI4hBFar94us7bWc7SwtI27NtwYVsJQ3u4Rm+44FN0ga7xx1O4SSusOuwDrjhK2Ox4RO+soQ94pRNFv+931Qx1uO93gPO3wEu3lme/99dftVVjtburQ8s8OFQTuVWvuXozd9sXt9d3uYBDudr7uX5jdYLqtkla+ZP3uSdjdsi++CA7ufxDeK5vePJbeZEXtk+PugRG+gLTujyndKOGWEhAWGWZ6pxCOOaPraf0RT0OUs2HupRZlCXXOS5XdmPTd8Cs90TLuKBPt1mpQ6Wm0C08+qRjuC4futNDusiftZWLucCruZ0HufnXexV7eZ1bt1bruxjfcll7uCtXt6sDODAzsrTvuxijuXhfe1Tzu31XVcLquu5jui2vui6zuO5TuGofu6HjeB+3ugcbu7kvuvxzueE/dgXntheYEoVR+npJTIpvekCb64T7b6Jdv/jov5kioHHETxKiFQ98xEYp3VCE3HkSZ4AY5HwB27oGv7YHF/vH891+M7gyS0eIR7vIx/hI//bK9/cLS/yHI9PAMisFL/Rq7gRNY/zN7+5O++dw0msdLcW2fhwAxowEsdT4fqAFbJenzDwTg+fOffpmInwVL+PaNQYB9DwtelDTAdR8rAOjaHkGi/TMO/cLM/hfz3uZ532aI/2yx11QWQZbK/2dN/2dX/3Gp/3VQ+c01F5EIJec/Er+gCOGJIST3/4lamuFC1Be6/33XMmDB9RtPpaiQD2ZoXxH50ddr/5d5/hnZ/rN9YdnD/6n0/6o+/4FAnSqg+toa1ASZwE4lr/AjYJjiyB+LZfjlFv8B/Y+Lx/nj40ylqPTT60oG8FBpav5KsvGKZf+rjO/PHuJc4f/cs/+qGf/Gba+wx69HwIEuCrQE1cgYR2++IviBnU2heE+ujviqAc/DRDq9rz9WGP8QmvF9Jf/9OP4NXPHfa///cP3ekPEO3uCSQ40GBBhAcVJmS40GFDiA8lRqQ40WJFhOsSlIjXseNGjwnibWTxacC+ASdP7vvX0uVLmDFlzqRZ0+ZNnDl17uTZ0+dPoEGFDiVa1KjNdunatcv3795RqEgvTsVI1WpVrFe1ZuUq8Z68ewf+eemKUeBXGVu1ylsHVl28dWrLyp3qLp2+e3j1/+blu9dvX8B/BQcmPNhwX7uJ0ylmvDhdYciHJUemPHnwXMx0M2/WbNFxY9CfRYcmPdp0adSnHa/7WELkx5EeOXpRuc+27QFRde/m3dv3b+DBhQ9/6a7duKVOiRtN3Vy1c+jPpUenPt169dT6wDJxmhT786RfvXSuuK7tPY3rvq+/3t5uZfiW48+fPIW6fPz09ee3794/ewD/EzBAAgc0ELt2NPJoJI46SgKkjWSoTaV6WFruQgwz1HBDDjscaqmlmnrKQ544M5E8FE9Uka6vwuouxYPOkietFRFKJ5Hz0jtwxwLd2e/H/IKErCshiwTyyBphTHJJJZtkcq4bW2ttI/+QPLrHJJSytI1ELrv08ksww7RJKeNEFLOmJ51U6J57HjNuCjBaMIACF0gwTSAf2wEjgTkNMECCOFgYKM00v2JBLH14HM27r5hQlLSvckxAvUcrrU4f7eIYgopyhnCB006pgMMHwO6ZIiwfRBhiiHLKYYDUe7y4Ky/tWJBBhiQ2ZVUEEtJic68D2DzABzM8bZUBJm5lIVG8uNJLHhFalbZVKqiQYFTAfNUn1WjLEeHVWIP1K1F5kqCWCl4FnXWvu4ZVtVU4GJDh0ClO1YdQNfHVN19+N9OII5EaXFCkjWirDTcLz1R4YYYbdrin40BU7uGWLLUYtVONa0ceEPykwAD/F0gd7R4fD+CTApQ/ntOFRPZdUjsvWHixRhnxutixBM97a52be7wuLzBE6LYcOFgth1MhfBBUL3cOSGToVq+lIoND/5KBhFWnrfZVvNzRK5101FG1WgnQgeNoBlgQSC8i7wna6FbhJtqHvQTxep1ojS0HHRHQSfvXvphIQgRRy5GA03h9mGJdr9GDGl44evWx2X4rd9lyzC/PKDbYqJStI30mtK2e3Cg2/XTUU+cQxHzamZhin2OXDmw9+XzBYzpJ6I+xdg6IAWU/XTihz9x7Nj4xL2RIvjvZZXRU9sQiBSs96I83DS954mhVhMEZEDoJBpIgAXA2s4f3WxHgIDtt/7/KLdbbeLulIum/1imWU/Q7FZoEQdYe6N6p9AVacIjX4ITGAARyjS/l0560hJa+IcTLAUxjUxLUtysGFA1tveoLC+zXKTigT1dUkFfjdme96qUQhStUYXT+JaWBuaYj9xDdSlR3QxzmUIcfsgtTXvcwzSlpCr8DnhnMsDI7OWQKR+iTCJgwkHQwEWVxeB4LK2UoseSrHe7wgjwot6QbSYpnLUQh0KLFgETIAFNTwFSwvKYXfcigBIRjAAn0MR5cmYFo4+uLOsywNUF5YVt6hEMGZCAIvsgjAWer47LukYh4qEoIdmQbVRaTyDMqDVNrFKRfmpYEF6TPjve4lbkiSP9JUspjjhFEI1/8qD6qwREMcfhjHfURLPOVI2m/CmIvM/dLX2KGNQyaksAYJAMsrQQ3O2RmM53pzKQwxXUjolgwyaMPHgSPbkwEWQlAExYQfEwELEiDUvrHTRckwTj</text:p>
      <text:p text:style-name="Standard">uIGOP8iKP8cxMSTIaT5rY4kXWUKqdxsNU9obAgAmWSjBHiFbkumaqA5jLVYnAJBWGQMmuDUuPvOqLAUeFKTb1LlcuAFdeEsJO74DUIM+KAwlhhZfIpCqCpHKkdpKADm+RSo2JYACreoXSU5UAXuOzWarQZUcWsGA8B4hHOVxAtYwCU6nWZOpSJ6IgGMamSvGgYZYolLBnZlWrW1XYFkP0Q4f/NTUzvkvCoAqwshLkYyHuiBMFROAD2rWpHeYIwglcEKg2WTFAApHHoeSpIhnRiF9gEKNeewa0ksqrpZBJ6NlIwNBTpeVGBeXgtkTAUR9Mbo3lEhUJllYum6YFjvoQm7ccwBeEDHJqalvKoPiSCO2ByzJYi9diTQUtXUJUbPOTXF7SktDLxjIdwHWV2jaJqVQREFaG3WdzmfvcAEGSmJyLB8AYRBur3garXOVud717oXacQ2NgbZhzfRZNpYAoBsErATtGM0Q6OXEQ6VDrFtXRApSBwAdnEWtduviVfyQqdoyCJ8mMh6PpTcq8N+tn+gCK0cOYL3LuyBhecEU4dJCA/wm3BGXkbsUmUnpBbEPwW2a/or1RNS5RU0joTvlyQh8crbOJMgjg8JFJFUNmlqeEsF6SYAYXRG5pucqwaBsnA7y5wG8b/kq0ktY4RMogEQqlqFP7e2UrA/OF1PVcdUGXEi2p5LtjJnOZdcO6aZ4Oy1mhnVLaNET21vcgJkNZElhwjse0QwYnE54LSnAOQa15IvrYsBf+mqLAWg/B6JkUdC2F2H86QFyRwZu3RhlHfUyZcKyy8z3MEQ+bLiuOyyIB4aw1ybuIjaMBtRkT0gfCsuqDMffwwapYlbaE4AW2JoWPH11FNxXjbVNU4KijWuzhyX2lBC4g2q+9RlCTilaN6//QFNGwlWVBZxvbSmLNa6Iq1RKURHQVMnO5zX1unfTQh9QE4rbLYpwYmUodcV7IAewAMj0gMikm89Oc6FQC5CyYPeKRwaFNRM/K3ZPR69CXj9pkkMfENTOYojYJWdA4YR0AU0ujdbQycNqCW1ZarKSbsHk1heRlaggS6NTeKDm42qoRUyUwokM97kjFtMOnnvJs6w6CPTNIULILDEyMdak0ki1Rfur7m4RJ4DU1gkEPRbvsjHF1tFhS2F1nMxr72OlogYNd7GHXyINc0yAqCawEBxBdltD9drjDfTFfZXdY3a2VPK91vd10r2LCgl8X8Owx3KRTAsLpAj2ER9sfrVX/FpcU2ITrDC6YAzFCtuhmzOAJDAyYFvwaSb5tkRhZkdWpqBD4wAkmIujYmna0SOi9mC5Lp/FS41d+TAW/cb64eDkhaJecBp8XxKVZc2AdE+EXQaSquII41eCOdXuAOi6mrcXb1gYXdB+okQR/pFpaBDdsBJoBHYa8h93Gfv6wp9+KkDTmVBkkkqoebEtxp3/9v7uUcySn7uVF/3UuD5opmLdukrPL4wE7oBOegbOV8YEDCAI6SYL+c47HgCeZGYjm4aICUyHzSDCGsxwQAbGD+LrvMDA4aaBNORqjGgJeYbKZY6RAGhxRsbPZ4xpoUcHMYoEfa5VJYoJ4EBVS0Ycf/4s55eMUQyq1csg60dgiFhiHcWgdEVyMe3mauHGoaUkXlAo9V4m6OICDa5GX5HowddAUcFGls/k1KTQoICSatJGBoOmWXtm+4iKZxbu7OaxDg1CQtION6aKqthuAerA/QAzEZ/KqdTudCLSOiXCHvfMzOXOMA5CTkGlAlRGBlnnEB8w7O9yiryA0gyOPRFMhHAmW9LAcfYgBFzhFAxie4UmnizOQdsAe8BGBODAguKmyvIgxETAkYtkeyfEBZuMa+yEhEpCHP9gUIdOHWfIWTNC+oEubVGG2SfIahfobAMKTxXA4sBkZl2IAM/AeoWGVatkljNpFEnCAXRSBSTqUI/9AmyfaReNrICGzFVoaFTW6PUOao1/0LCA8o2XJEzr8x0wEyKdaED0cmOqSBzBbCRsSRIZsyNRJr0I0nYDECHcQQD9DDgtcDB4APDPALz9hAJJpmgP0s4kcKSYIlk7cDISzJzHCF0lMGZR5AZQZJwDpi71Qo4T6I1dhNZ3yFm68tV45pNJ6FXeotPhBHJ5ym5KKnLDIlQL6FKHZMLzwxSzMi8aQKwtUiHXZJFLiCx84G17Li2VzFef7FpGhtT8SgQnigfSJH1ZJRzXKns4SBCAMofCJlm+ZoHaYgnVAGwcgk0NUP8EMTEVJBM+pkjy0krYjHYdsTMdkGIFonTSTSIH/hJIlQisCHIgDOLxRkMmQYSfjsMSQIUzUECS/uheLaS20iDwOJCM6SxmZpAAVcKtAY5ErBAyvmaMZYxPlA0e/SaPGibHa0o6CMipe0wsp5BoslJYMCyofi5agfAjUkIxtcQEVdIBlSYfqWzlOQRZZQa5aIhV/AhWhQbryOSOegkOjOhwG8CK9SBUJeKwtGkz6JE37dCGC3EOC4YjQyS63e0wADVAu0ZiIhJ37dA93OKtuSojhCoI5sSsnSgOvSoeNBJkxOlDGILQDqMAleY8MPLC20Adqu9AUiqa9tAtZswse8Z+/uAsPoixa2UXjpBoKaxN9KIFbW5YWM5zIMTG9/yCohTIVYrmWX2MBL3qnDrMz3osO+AiaPfqVJDsbIUsHe/GCXKnKA4iDw2HP0zquSksaupwjeGkkRMqLLN0jsKhMNS1JQTPM90O7jkC7EmCCtps/Ab1TPF0O79A/NVvTq0AOQSgBekMIc/gDOnGrJwqPgdhICgCBKqrP1BAWAKvGeSofwWISwuLAfckonFkKTFQLKCyMV3RSg8oLKXS2W1GWY+OjG92pi6u9qcRL0eKWIt3QIwWtUlULyZCyPyrVA6i0hQIbfXCkhCKxoLRSyjqUexAUGVCly4o+y7q1JzKwREmoICurS2JTP9VWfWGN9vOy/fyyZEIJcstTcz3X3v8IkQJtN23NEx+xC0GQIj/ru3YQhPSKAcBzFLABMXt7QD5gAaXA0LnDopTUjJXkF4XTkXZqCBjxrbSwF6hTPqbEiwMoAUaSgXpJunsYsbcaRzMQJVvxLSNtIH28hxvbo6CCOjWqtV97sZx7jLTIBxmAt7OwsHHZJJWiKHaq2GOZF94jpVT52Mxyh+TzlEliE7pksSy9llH6BzCIhyDjH1PxGrvxKdni1m3N2l7Cw+kKmJAogfjTEpRAV7It26JIDD6lTDbFvNbaogUAPFIRiE59xDkZp0HZS0EFmfGhWa1tExk4yafQIkutnEWjHoEtDRCzF8Qgql9kKJTCGwk42rv/eCOakwBqFNFoyTAvYqNb8imD0lFzQZeW0QdB0LinRVnUOghcsUu1GY0co1iDwC1XYYJT2cski8Yr5KxjDJZTNaSWIq6LohUjlC1ZQ8YE6E5Hwlrl7dsaGSaBQczpupKDWUizrV7r1QlPbR3yYhjmVYjEyBMQkde0AhFrVMTgocnyU1DaPFzRCAuhKtjMK596QljJI1H2zdAyPS6SkQdujFo4OjE1VBolvNJS1QudilraHQ8ZZR+Ugq1jGSUpU5VvSUpK1blyyARO8SzFoxWb3AtF2hUNY5tyORZNcilC4iOfZdljFBQZLdk2IdVXERR5oCk9epVTmdr7zWFIdTSu/0XM9isBhPTPsb1eIi5imZi7dbU7bi1K3EkZkHGBlCFJdvK0BHDiExie2HQissjGiTyU07wY1ZwR1ly4Hf4OgfABb3wgh2I2D7vhFaOpbvEeDULZvXAHedCDKnQ95L3COCIWm4uXZmsVfWwcvyOWVfEbnLskvKC2B3og+PGwWVEjOBkaR2aVyAELm3VgT0Gfy/JJusmLlqhYEcgEb2lL48SWSlpeVe5eYQIJOC2mGUpI3ChXI67lIlbXyawmVj6IKahQmTSA2ITJ4nmMNlEk4AmejzGDRBBBNt3Q5cmXS/rQ6tnAhdPh0fgHQfixETKaIZikQ4LVXxkxTmEVS9bHHv/7igTQIxnrunm5C71gIzi0tVWBg0n6Cxj7WBX0rDbpoTZJPj3iFIcK6LfiuL2gNc6rFmkBJBUbVhHVvYRmRw4GQT9CaAkg50biyjK25owu46cFt2/biHvILmWyZZK+XoJI4obBWrBpK2FGmdlEGUZkk7m70X5DmRMINznc5/slOPiVi08E0Q1Nj1V+xaClQhUEqH4MDOQcnAg6aucUKLtAYwkuUghboGGdsnG2NMcFjNTaxQxggnPIaRS90U0DIbMkmaoeLTAoNcLplBISBNGyyQNIxu2RrQ4mmUfCmgjqxr8RBGXF4Y3WaMGe5vyE3gXpz+ndrpJe7DzVGO3dP4b/Cezm2Es5XKfLy4d1GgeABalPJV+5zUjJNo3yATDBFY8xFupdTgjfkgdM9i2cIowFOsl0QAVM09+Cxqj8xSjAucJbsVmiu6O/QAhsxGzX8g6MAtjdzgsqpUvYpjHQ40q/cDPyGeu4tkkjhSJMO1IoDG3uHmzDctPE9Nq0o1P/pGXGPu873VMzUdvUrrHPztZ9Fqm0cLgTRSmCwMbu5h0NlZkKRrTB7Rdq3pn2Ti0OZhan0It5iRU4SlPStZX3+BV3aFbESAc1cue+eEXQhDB3/q3H2DjBeEW5BRGvSQc888dZIR+wuWF3EJTCYGjdFiRfWSybxTQQo3BByTEZCBZT/zEVRAJuUqLx/h7qAR9yihgmg7Suwx6Acf1P9G5yAPXUtNXloebbgkjCHqJyA1veFnE8JzlYJknYSVnl121xgVJq6C5wNL/NcTmSL3pX1/0MWhmtNR8MgTKStC5zNR8SIq9M15EYIc8MPJShgkw7gwkzO3VyRG/ILWqd9aYY7/a7irjKP9dML+7psoA8luTAR18XNgfBTrdzwDghhhiN20xu6rTJTydz/shv9q28eJv0rJCHwpbTJC/v0kl0XA9EiMzlh2H1AoF1h2gR7ijtAst0EY0HddhzFmVz2051O28OrZzzH3H2VAd2plqKB/eRTV+PQPfhggxbZVLsXB93dP9LjMfuU2t3CF83EPHQB0vfCkynX03dc2o3dWoXkrYBdX2/d5fd9rHL8ncgABSYAQNI96roaLPrWjlFpsS+dXJ/+HMj30aXyNaKBxPYgQgohH7oh3kggBl4B4Yz+D33mg17VDAWj3cviw38h1FUZZvN8arJ8U30IpjHNJkTNTWKS5uPox/X+Zrf0OzGtENRo6F38bTIeZzC8oiI8J0veqR/eu0YVqCP+jgKFp+v+mWp+Zz/cZqPeqj/eiD/QJHnL4EogYuPgHnY+I7/+GQfiH8Qe4y4pDkwhUaYgRNY0bMYFLPHeI3n+Aj4+JB3t3aApI3gh9cgmIIsdIhffPqLzCj/f5iMaocS0AAC6AeNJwVA2PiNRwEpAIOkGvvU/i8d93TSL33TJ/0JvNTTX33Wlx6W54e4aH3Zn33ar/1fUR7R8mKhJ7RnaREv2lDg70rcTx7g131lJXqN2zAvPoCjB/qZf/4Z4fnPNn1i/hXe3zDnBwvt9/2udM+a133cD7Gj1w6un3mGZrK02H71536ad3Xbf3/4j3/Wl3wpqPzM3/j77wfOj/3qL4jTB4h09wa2g0cAEBEDAxcybOhwocB299rpKyGFQL9+dPoByrgRhRR5D0eSLGlyoUQw8eIlWNlyJUuYJeLpG2DzH59/Onfy7OnzJ9CgQocSLWr0KNKkSpcy/23q9CnUqFKnHm1ntV2+f/eoch260MCMeRkBEQDQ48GNCPNQNFjnTiLciXLj0p1rty7eu3rz8t3rty/gv4ID99XHRB8LfQMV32PseDHkxpIVU5Z8z909eZohV+48+bPnx+3WqWNyb10Ct6FBs67M+rXrx5Zlr+4sQ5+MAywOyLiXe7e+4DLk4S6+O/Ht47yNC1esW7c+4r1vB0+8e3p03L613/btJTjsyI+DI9YH/Tb64r8PeJ8O/Xz29ci9oPed2bzv5+n3q0cMHXxtrQn4mYABrkZgbOIpSBkFMzRCykYE7NADESmgAMg8HZSgmDwqELEDPAsZuJBBmwBggEAFqv/4mAFEzLMRWRNWGEE/KGio1Yg5rjjgaS/5GFNMCbSUiET3sNAVkkkquSSTTTr5JJRRBvXWPfm0o5WUU6XTDgUAdESIESek85ZV96jwgBQlEDYYm2u62Sacb8oZp1/yeMGeZQ4xFlmeI+nzjz5eaMZEiicZOltm67CnThzqFHqonpE2tCeifFpqEofbJUacdc/ZJxJxIq2n6XPKHddcYoeVyht7vXFqmHnKrSdDYloxtCellA0H3Kaw0vcrdvu9N58M9NmHW6u40aefptX5Wiy0wLbK21aQYjqptSRR2meu2A40pgoAaIRCDwox1o4XT6B5xFsGiEvAO336OZBB/Zz/6M62huLKwj0U7JARCg+coFiRHRKRZr7ZKpynPhKhBtOPP84kTz4DZXkxxhlrvDHHHSPZzpZYYelxVYoZ8MA8hXiAgxfujHmPQC5TWeRVVmlV5lUEwVXzXDpB5PJAZEYkF0pl/jMn0nQmvfRA8vSWWX6NkTdZZ1VTRh4TWqUjg2npCAIoccGxRx7ZZU999j3PrbOOSKitE7XZcY8d3HdSf0fZ3c4VaDXVAII392GSsTeFF415QbhlY0uWDmNTGK4P4wIRDvnjhR8QuWcCBQr54Isx/u3ie6JXt2K9aWcYzJTjCXlo33khkOsDIb75PY5vXrfhs2meNu+Xs/6Z7SJO/1pscfiRN7fxYk+WN+9/S72588c/Tzp+dl+9uvEE/cNCi2LBCyqw3cklj7v9EEDPmGNeieNElBaE0YnG+v0n/VLbX/qvLXJEADz/HCbos75zGOhd7Wxke9784ma2x0GtR0B6iUtgshJ5gAxfWSMZBjOowQ1ysINGGZOVrrQVD/akgulIhBRolAIcBG1LE5HZ0EyYs52hxIU008vN6hIRzMxlhhNhGhCVJsQ3ySNwC7vUpP4hjwOIpHBHPMnaEjGT1CTsidey4q1EdIC6secA+PFiF/W2RTB28TtdTNsZDxDGL6bNjGYM49jGaJ43ftEwnpLUreboRTTyUY1pMx4YG//jRTP27k51hKMh/Tg2132xi2UkIxud5kQrVvFQlcQjJiOzDimggBQE8IfPhPeQLpkvXmWCGUEUAyjL1OtE3mKIEue1FU72wxT0AB0Wc/mQPbVDHRFsCTB/yZK3FelPJDwmMpOpzGU+pWZZGaEyXfYPf/WDEFJwS/pgqM0tyQwlPYTLzE65M7hkU308w9ldrDTEdQaxnXrh3RVlIy9KfW4gh0lMLnG1EHesowQleMkRKClKee6ST916JT2lFkYuPi6N0YvjHyEq0YYKsqLGYyTtFJfGpmWSMZpzjt4y2rwzsnGPgaQbSgn50IhWFKLJYyh7mohEXSqIYVcsqLZEpIL/f4FkHT4TBEM0xz53zQNeWCIQLBvzj3fATyGX+kcCejCPGThVXunYaY0a4IOYWeZz+EKlPl95qUvi9DIDeZgEg+SSKYLBaNBkJlzjKte5bhAuVhpZMhvjDjBoIAKN2IEBKkiYdrjsZARoBEdQoIl3rEMi/3BZCTqAArasgwJEuFCNAAAPCmZGA4QAxAxcoL5sNqio7/ChO1PLTjr5Rh6AksgUXAbUJzruMlaJSMjaJzN9YIas+XJZw0JWJCrJ1iSYASpmepvcoJn1Hsjlrb6y6JDlYgZkqGjHdbG7pexyF7va9e5Vuluz8Frlumkob3nTId7z3va66rUKe8dLJrnE/xaVqOQqyK7C3uye97r+9e57wduO/sI3vf81r3fFi+Ca/XfA6M3uVYibPueOCbrPPa5ZkevcgVzYrNRl7oc7nGEPNxdfH94ZEzRACUC48i0CySZB7hEPqfajEBzJSD8iYIF2zLioFjBAD2hEgB3T4yBUvSFE2pEEI8zjRHGp3WW25lkWowhoMLZycl/GQ3mNVaySyjKUHxZMCEIwHiW4h00G8Am6srnNbn7zktwRQhHGNQ4PAARb2FXObcoMZHEwAmZx3I9NNJkCfV5HAybbgIt05MY1EkU8tKKCG5jPH0CDyz8MghAQYGbPnubzp0MN6lGLutSkPrUd9yLc8bKa1f8vtKE2yQnD/JLJKrUmbM1crM0Ym3DWrc7vloIN7GELu9i/PvavjT2RCXsalRJptguHFu1gywXaMHS2y3rtaWq/mM+4fku2l61tmM3svuRmtsvUJ5gY3hfLowXZue3S7XRIm9TEvrex843vfeu73/cmWjuiupYOqOPc5S7SPQTOEbHceMj3KEEPChGBD+FYx+1gaiFCi05bWyWqoQhtNukShx7gWUPgLCddUL5qZLMc2dQG5zrSmoApQmwm8UDzPgaQ833wfB9w/jnQgy50ngj2mcy8EinhZeqQj/xCKNiBBp5gghnQqB87oMA/xoToyaZALVDHQQNuIBa2qCkeRgj/BSHaYpcSiAIFEdAAC9it2rmvNjCZIRRhr7ywvHzaLtW174tBlyK5/1AwW2bIhxNPYsXn8sR38fap6dJNcA7G234XdZTBHep2X3nPz+6z5mMdJ8ufHGjVHXXe+8wmxbN+8a5vPexf7/qUu6sQQwaMuhNgAAsAoBCm6AQFnkCBErhD4CigRAQEZoYG3MEd8DAFaMW0zR/O+BRHbnbtKbGIvpy6uTRtSJa1qRJg2rzmEdTHznU+gHrofOjufz/8lXlbkb31mCOcdD9S8AQ4pWMdGrhQCvjDD0nETuGZKJzZaCSaPQBCCsTLD0XWhdyACmQFU4EWBdCFvwDCDqjAxtWd/wfSHWEwzhKBWsu1GjuFHLh9mwqO2mCsHL+9oL6V4LEp25os3bWNGwjOhQ0Z3KelHsqxCeHNiQ2mT2AM4TbBIBL6mxImIbDNGmbg3wrZ4NHcwwnMAAPCQ1ykQ48VAgoYQRLQW2Okg0FMVWB5mkTM2MedgF9glf4VnpwImwzGYRPuWcxJEPlBzEqcmfrtHM8NQPz9ISAG4saQyV3VHwkpVb1soA+injtkIAEswltkHVa8zybon8tsXY6ZwKthRQKgTE/dQ/nAi10w1TwYQTyEzKkZoSqmIiuuYt/dnV9kizsFHi2aG9McXuzlIokdkePlYCv+oqllnrr1hSsCozEWI/8y8pns6SIzLqMzht/LkNsYbuBgCFY7gEVRhchcmF0o9IME8ow74AABTNUJoN6MocCR7YWmXZ320MlyfR+Ifdr4JcHM2WH5tQTO7eHOCSI/9qM/fswPGZ38XUkiciAQ3oMJREAhEEECkFuUyRiTRUBI3IMPJBoZ8qA7CIASTMIDNOQmRQDZEUSPwYtEHKNJJiNKAmNmHICuoVwcfuALraAK1l3ILKFN3psczp+wwSRepKQqattJBqVPCiVREuFNHiUTHuURSkS9fKPhvVg7uIAVmgIL5YzAnUIPJADKjWE64gWPMdkMqKE4yYU/YIQEnmBOlmCwjVodxsBa1eMdloD/POyhzvFcPfwjXualXlbFnOFVXmUaRmiCCrSJO5QAk6GABhBKuBGWF3hWKZ7iEVikKfLZE3hAI7hSQZhCoV3FE+xAxl0gT4ZmDhYGE4jEIkajodBdLQaeOzWjaypML4qmMBYlK87mUN4mbeIm5r0mbz7j63neD2maBNogXFSh7WHhNkYcYiYCjLWDOG5CWMYFPKSAoOEYw3GExFmA+hSZ1Rlk0hyeLkEjn41fWqXVFOlh+vWhz+0le7Yne1ZQIR7dP0zaPJhCiNhdwkmVw5VkyDFVP0RCArhDRYYCZXnaC2hCd0pEJ5pW0yTkJ46mbEKoRBQRUJpTy0VoCqYgTyIl/1LmJA1GqG6mYoXmJomGqIlmG4cmpYoW2/Tx56T5XlXCCVhcIQ31GCVYQMVk4XQ2AsjBhabdWKONBY7tp5nsAFnc5xC5YFrWzFqKWh0GyT+xRJTCxAHYBB+u33q6p5ZuaSDiGv0t00T8AzZGgCZWYzqcABGYD3LqUL2AXGSeAmXxGTXdAAVMRIqphYYk3AMUQhtKaIT+aXSwB9+dBITWIt31ZutlS2we6o</text:p>
      <text:p text:style-name="Standard">n2XYk+aqNC6q4hqm/yZqj5jAsQASC8Ha8NRhUWFQ6Yk4z1gNvt2Fy4zHN25WkYAAVQgAqoADy4CABYgKvWKgJSobhEQB5wlhCBpxWJ56ehVTwkQfnVXP8CJEE+8mHOcSmzNuvQuZjNGKIHMYbZpYzAMEReXEYnhgL/7IU7kOIDxAM/NQBINsARsEM0SgQNpMA8aAJocknvzYChPQG7dmSk3qukCgSF8sWtuZqEaigQuUO6pQHjuIMgBNsU5JdVsIDC6uS+yeGHgiC+qly+VuzEFuWKZqxSllo7GGYhzENHYutfROUMbAIB0IC4jartWYBePB+PnkCv0QyPSVVYEs3aMRnIchoyLmmrNam9xdzMjdmUysRcpmfPOSvSJi2b5Vd8wtU9WICQnRZqEc2Y9NjbMYEOsUBflWIJ9F+iSeRWoShmgCvMTsSSoQC8gAEn3V4H+qnbrlP/ZpimXzyKyPppENKJsIUQD5VklrXDASxAAfQGf8beoSxqaFqsMiLuxS6uMVaq4yKqqeWdAGAESU4tXmAjAeAArlVMAkSkBfDZHVBnzWYhmbjDOXYlXvhntzJN49mmMo5GPeahzE1psqof+ykt7uZuMpmTQB7djPYDVbnh4zFOQhZCyNaFwBGAJo4rCuRsN8HMgNpI16bbGBrBE6Spu3rT227vEHENS46ohZ7Tn0reULKDIBRAE9gBGPStC7nDAeiADoTAAnhBSYqbv7VcxIom4/rs/iqu/y6dxgZwvrUiYUklIGScCwgvX1Thkf7Qlowky9YFV7pAzJ5bj42ubV5j/1hAZwJjJHHyrE7+okqoVdD+U/nFAAt8gj4ere62sAtjkFWEkF8ek+NoBRO8gykUAkIE1txKxBNQmtLFGg6kQCFcHchs3ZFuEw0A8ZpeRosUcQ8QANkN4/hWsWrd3Q5ma91a8Ya2w/mGQBAUAMPKhcxMQQHoQBCAMbuwwN8RLkkYrmr9bzfJcf/WMQtSKh7bIMxIRAXOQ0KEYKaa7GlZCWbMWCHc6OPRwDiqKl3MLDqKFqlV4ELycNI8EbCe2pOaWXlK6UrULh++MCiHMsbsTO/ClTqQa0Y0oEjMhTxcrwa4RQkkGiDcQIhUFypk4Nu5RQKiAEdQI1xg4ykIDF1sXf8ESHEU1hq9qUMC8EMSYO1dEBbR4EsJ8AM/+IDr2nExHkDgDFbbcnEQAY0Zg3FbeeX7hkAXxADe3cX9Jtuwje/+gi8dxzM2C7AAN24CVp0q81orE8ErayuTWdM61OSS+Zi83YM4kmOFTsTpVpkZFmaicUQKWMAqF4yHSIE68IWSqiU8m6GYQekdxkRNGO2yijJJl/SSXEXTxtXDdUAEYMha7MADGMEMWEhWNdY/ZKqNPV3UTZ1ahMIDxEHWuUNkNm/zEgARLMI7GME4zoMiwthVid08+HFg5dc9xEAwNXNd3JogyMM/xUFLEJ83/+lKvhqpdSr3tpNsoW8Q8EAHSk7/AQRBEICBXyTqQ8AxTMbzNcuzXtvx4/Y16xXjSqMAoW0CIcC0TNM0ZV3JAaRQP1CCEVhAB4Sq2WWn6CkyGeKFzCx0XoQbBDYaCtzAA/TATNMI2W2290HKJWPeaMiuJrP2S5QAE9BlH96lSde2bUcFKc+wMv2QPLwDES8ckHLE2yUCzKTDyYhFo3m2EWjlD62DZKEAEQAALwPCRtBBIdzA/uFMiiSAi+SYBlDJPfjSH3i1lDoz6XpNPwkJeVdzXmNz4+5r5bm3T9aOWrdVrJVxY3TzC/ZsO5+1O+81gMs3itLzxh7jVfQ2u3ZEct/YcMcMKY2FxXXuPNyop4kjAuOg/0QcQBxQQAJgrRlmnhf49jwEKYlLJGel3LDFIf+K6ER0NPkF03nWhArvXD3w3G3fOI4nhVWwQ7TOlc4cwTtQnQ73w1rcgBQEaPuiCw7MAGYV1QPUKXiPBiexRQLkAUYQOQE0QBy075jUmn+yoz7gg5AkQBz4gA8sczM/HkX801fLw5mzt4CjZKCGtX/XhRnDNVtn4alu2cvsmexNF4nVOZ0PuqAXOhn7NaIXpVyswzsAgFpswgE/nRTEQQ/1y2U1gspoLgS3bApEH3Da1ucR3nyVyTrAA9Ux3DxEgJEngGl/mKGkNgvCxZMWqx3ChCfXZY7nuq4DhcKW8jKJHjlVOv9/orjpVZvMbB1l7fG1bdOEkaIpXsYBlEAcnJl5xEAcYLW8SUSUJoL78sBXswOhh+bdHZxsZhvIxMys5RY48fiYOE6RpMN5GXuXu9hcQI4gLMAVxHXMuoyVpA83ZbH9rlpsoTuxzRd0XUWcB7jCJ/wQEngSPqqt3eBfjAmP24XrBrsOudvk6QWslVObrPMMbjQmC20Jx66ZFe0K++Gur/yue6mvy99cf3hWx5DcDTUKaMERTJisfdqCVi6+gMHb5IM74ANLJIE8JK48rAPDDhgYtIQ1LzxRjrXIp6Tf6oD6TkE6FMAChEATBEEMtBWzbdcBnHEToHFcg6F2g6EZL4D/DjRB+spv1+e5XLyvJ3SB26fx/HbapIKMPmg913dBFwTBAuS9h71MbB1AELSqCDDBchm644f7439nojuuanpwWYc6bSYNYNN1Xbc3K44wrdsjPsr2PrK86eM4yMiwtCLTnKDeyFakogV0K9ILRoCczvDLRByAtTezp6Er5ciOt8eDNTP8SRoG1rpt1uvAFYBBOdt9CDx/CASU+rzFFNTAFdi926dvEywAGPx7crkvvgN+1zeB+Os7Ob1v4IeAHZC/voMa4xQA149/1wP+EXQ/VZPTFMRAq7pqEsRd5APEvXYCCQ40WBDhQYUJGS502BDiQ4kRKU60WBFju3QaOW70/9gR5EeRIDOWbOfuZDp3KlmudNkS5kuZME3WvChx5EeO7Xjy9DgTaMyW6xLEK5qgxNGk8ZjGK3FgwIB9Uvftq7fvX1atW7l29foVbFixY8mWNXsWbVq1a9m2dfsWbly5YlGizPfv3ly9Ym/abHikAQolDY7kw+juXonAETTIO6nxnsBz7sAsZaJR5kqV7ti1O6AuHj8f94KWFmoa9WnVpb3IO+C3r0JBBXQEiRFiQQg7C4IECQEqCJiB6e5NWVD7SowCBXg3sf26oLsDOpyHCLKAtw47znnwJJ2OOfYFt7vE8LLSoXTtV+xcF+9pgReCLwV5bkFBhQoJImQgRhwbtv8AARxQwAIJPNBAiPwjjcEFHWwQwgdTm1Coe1a7kMIMMdxQQwkZ/DCyBjlUrZ11mCqhKadSRKqoe6R6caqp9pqRxhptvBHHHHXckcetOMqnHbx6lGvEDmNqx4fAQmlgHQDhIWAeTSjgCS/MVGoHnyDiSEKemQzSTKMpjiiqBHYSRBBNhPSRh4UzKdpoOjuusE6dK6fTIYYFBBJkijuDaFKle8zJzY4jmCBoCuOsi0Ee4iwUJLfgvHsMJY1osyOGAwwr6Erj5jxCBkcjI+40C6eIgYJUVYiDDxY2cjPNWGGdVdZaz8wppFxxFcnIDG39ldaIdu3JJyt7Heooo5YqSsX/plyMkaqqhpyW2mqtvRbbbOFqpzMq89IWLWAtAgwFFKQ4IjUKOjAiEgIaocQEeQQK9KAp5EkqicsQ8pK4MeMZTdxgL5Kn0ZSOndDCGhZowrkDrJxNhxB4IK0d42o7QqCTEJvOOjAsdGcK2pqIgYmWiitAt9cgO0gg2roIQr7h0DtpUOuazPhLoXpKB4z7KHDBBxYCHlrgook+uiQPlY6Qaf+KfPpgqKWOOsOmQxSRapXAODFFp5JFKh59YKRKKnDNPhvttNVem6+N2rnrW7a/yprCEgMbbB0MVdgBkH76QYGwxyYtCIwY4ohHX5w00ueI0EYzGvKB7pHnUKQx8yzi/0zTUIi2EI44L53pnHOsUoGM683jgSwOQTjZsLMDjI2A8sy6IBIvSKNBQfGcoMgmQs/CA8Do0ie6pz7e+OSRX1751HR9ftiRIp/ecgFxLZZ5ZI1SllmunR27qqvkHp/88s0/f6263hYS/ayqNyhJFJbMGzUKAChknhveIX21A5S93SHpyEc6GEcmM72vaGs6AEqyVxoLgUc7nxscse4hiHRASgcL+Fzv3OEOfRSgCTrggaswZx159a5iIJTUQyBYHod9rCXt+GDERiavAXWmdBp5FQJ5SD0f9nAhSxOi1f7zQyMCUUFMYxCw5NEUFDWFRdwrgTzA96L2XRGLWdRitv9+FKS4oa+H52iHGDdkoe9MaAr4KAE/8nUhzHgBDEUB2BFnRbkdGg1zTeCBFyb4ncf0aU4xUM5yCFmAGFCHByqrQcTic8aBQEo3sZPIAUJgHdAFxVNX8I1twCCDyDDwTWds4CibR0pTlhKVMIHeKneVSleeEpZBed6siLI9Fj2xa/F4FoyqgpUt/hKYwRSmWwTnRSwiMTYoMYl0YpAALjkvHWIyIB2BNTkbQo44CmvC58Q4u41A6gpN6EITQtAFc54znEGYGJyoc4QDqPKDC4BdHwfijkvFAAyGUU3IgsCecDonBvrgiWkE8kqDxhKhB1WoyYbYUFEuFKIJRR7TxJX/jkR4D4rcU5bYoFWVsg0TpCEVaUi7yL72RdRINtna4QCYEI/cw19McBVKTSkDJizwfXmU4Gn+WIB/MswO6wnBP7vAA30usgkLKJlMjOMcSbqUdiO75GlQIojp3KaSSX3NlajZVWR69YjRY2VHaFpWiRqJJMBaSS2VQqYUPXGXMbKKL0daV7velXwpWd8Xz/fVoTHTmS1ViAAJ2DjRgLVWrSlZ9bKpnT3+RJVinI08R+hBy96DBVN4m15FF5+YhCySffzPpYLQKNMQsIOJOgChYCcQICEWtn6N7awcKsSz3tasVFsirK5EFBThcnsaDRv4YoRX4x4XudfiSbdMCsbZ/w4ISDLjGbOY4JJRVcogJzmAvx4nW1mtSR8FlahOvfDaIBLkAHN6LLciM4V6DDAd8RXIau0AAqMSJL6UbI8kXdLBDt5DdEHAaTv4IIgiZsxtqODDP9qhsOTYcFId3MiaDjXA3OIWwxem6VhbmWEPa3hDAVuJQExkSyeCLUVxjdYAkttiF794RjOD2zGfaxLpIkYehsuXQWS3Q+mCRjQgztrkFotNd2jzc3cc7Er8VAAEz8wdfDBIohZwBRFaaIxTUNjCVohfM7YDhEnlo3dG7BPiDLYdaaBOcPzLkoLiAwSpcsE6FuTdGtsZzxSpLYTy3Oc724Srvj1RFJmilOF2lP8qMFb0ohltlp4Aqbnn+3NsJigPMpmWXgghDsiOEIfDCnmiBIscekS3XouEzA7WeSdXUWIOj31My1cYj3BQEbKFXeFl3RmIYYgVOkZWDrLh7VN4FaIP7IzsMkXkyKlU5QL+GOvD0Qb1tI/HYbJKG9vUfiWJg9s1sKEIKUwgrvgaXW5zlzu7M76in6GbmMMZJQEJiEP3nOKYT5qoe0jhhzOZdTN2V4RyOEUofi/FzYuErsqpxo14NBkEjOkTZAsTp3jGmSd5tm5P4RlPwsWDnQJ0idQL203HF6bqzRwEZAewQ6pSJQIW1HnSMf93D/es7Wzf/JWJAFtbn0hvsX2Clx//PffQiY5cnkQ30jeacAWJKfOISCcp8Y7HvPc9b6kvtmLqOEoCqh5vqyfA305fiB0NdsovdfYySk4IyNIQqXKas5JdCIF5ehyyDJIT7pmqQcfc8fLi4Imc4jynJ8zZAvPog1RTiJg5BT/Ohk3hgTJhB7NVkKo4SHjmYtf80cTKK5x/3ubKKzGKodhzFKm4lywu+upZL9J0J91GiAlR0zP/O+n4oCjzNgrVPR2HElzGO4kw3O65Lu+i8CMO69i8mlyjTKLRK73b9EKIedIn7My9dpmK7ktkWIDejKcAFVtkUTljppqFAO9vh7vnDsCO/xxAYZW0TjnVueqT7Cu/qKKA/8uXX/v+u6nmQE8AQ495SiTflqL0Cg31iqv1GtABtWigII2vlM533oIAEQYzzMiMECO8Ik+gKkb2NlADfWcAR4TIcIsnUGEnMOT+KMYnimMgJkPC0CMfsGsK4muMBOj++uNKPqJB6mlU4oslpgBIcOgxPkQidqJ4NqMEL7AJo83antAJp/BCBM3beu5EFpDcHpALu3B8ZAz2aqRnKMAMmID2/u+PDEav3MaPMqZS6mKH0IMKHUjUeMg/BupC7uEcUAEVzsy1uKUPfZDHvINB6sODUIv7NiINLEztuOoIR2UNIUsm0iwH44uB2mwOpVATXYmIsGYTPzETV+KieK7QVv9kiohL6LxQFVdRW3hiHNoBFcKQRo7gPsrBB87Q/wJoJuajDYMChkIxD/Xhpi5RoualzCqCoExDugCE1zDiSu6PGdcOFKcRGJWHlaqRGjXRCkvRa5ICrohLWlhRHMdxWohF3XRkAQyADG+xLXJRQdwIGbOxasgOGycEgYxRHvOxHjOsE93RH/tv9LyRG0uPo8amHlSPHBNSIWvEJbyFR8ZQBNiRLfbxH5FIgfYRI/VRIzPyWGapItFw0mrJFAtNIHWpo3qJrhZSJVeSmDbrHHOEFn9GItfiI1FuI4uR7ECyJnWSJ3dSViTkJjny5kYR3BKw9LygisKRJZeSKcsiyjr/iA/44B7CSys0pj8I8cxkqAP/w4PYQVRChAO1Ih33bybVwid7EnKsyfnQ8izbki3fEs0kMSjn0qwEbeewEMXEhpcYsCn70i+7oifqQQVfTivucCp5cSurJFDAsjBfJW544D4iEhfhkjIJRBhVpjIz0y03EySdRig/M9ouKpeUZUWS4B4Qba7+UjX/8ujehg8GKEiyQr4QzzsEKi96JzLC6xmJIytCZCC0YgyBxi1AkziXZ3LahJ40Uzk5kzmfS+2aEzojh62ES4qcAipOMhVXUztV0h3MQQDaYAlgIAMORSs06wASwABc4AjaQf8SQAZKwADi0wBOQPlkSB3iM1UM/yABdFMrYlIy24IuAzR51qRgltNAoxNBwao4FxTDttEoS3EBlXI7JzQhUSIZ1GAJlAAC5EUrKggimUAfYsAAXiDe1NEKXuAFKMAAGAAfRHREWc4A+E8rYiAyyzItEhRHS+IEOZEQD9RHcxRIf1RI0SQgDa3b6i0q5GoADpJCm5QceaIG9iAHvkELQLQwBcFF44AFQnRE5TMJkkD/fgY9DcAMfKCZ8jMJWAA41VE423FIhXRycEpgsjI5g9RO3/RO8/RNde6tSJIkWwQcU9JJB5ULBaIeZAEYkEAR8kYr0gEfEkAmp9JFXwBoKugeeKALWM4FkkAGPOlU1PE//wEyyf/SLfD0R4XxmoYmJXzHVPXUVVsVVjlzazQKxUivBAryJAlVV7nQJ/zAEHLgAUpGK4wtPvkvRE+AUo+AgDbiU1uuPz6pZ9KTBLSiAEDVRsMlVpVzcmImljBDBiinTrP1VcdVXMvVr9yBKJIAuLotWU5zL7NzV+O16PKBEb5TEfjDVQDMRUkgMrB0RF1uK+7hPn+mBCJDK87zZ5KgP+/DBczQTck1RwlUvJqHEOVh+hgUYwVUYzOWY29uckyMNEP29MZNUOXVZBvNHaLrETyACBqW2PChRhEjZJw1YEcVaMYhbihJWheWVB/WXN+SyMI1VlSiNTxpY4+2Y5MWaZc2orb/MQb8NLgSAPWs6GSrttFkp8HKQA42NS8g5QQoIE1JQx/+QEUBtjCPwFrjSyvMAT03VSzVsUxLFWINtA4FRnIsVmnzlmn3Vm/7lgUDcupG8kRwNVpK1moPN7nu4S6mQADYwADiwZMOAFUqVYb8FWzVtEPBQB1PgAlwViuwVCa1YlRDlSZ/tjkvEx+tcVPkwZPm1nVNF3ZfF4EsilnayhQBFTsNF3F3966IxQ8eYR3zYQzj4FDaS0TBVgY6VB8g0gdO4nMnV2GzIjiv9SxkNzOD9mhWYk3kw2+7l2+/13szMkgsAt/WNWRPhIpOcgt5l33val74oAbGID5JgEtdQEtB/6aCjpcBMBcv7uF4y/Q3s8Ic9nVGa3QyrdctFQiPIoNN/BCBYxeCH1iCo0NorfCWSjGKXCToZKR9O7iuHoMP6kFzKSAOEgEUfgZEJcdy07Qw76FnXqBMSeN5CXZNe3YiwReHRwxcU6liUzWCf3iCgzhbHbghRm9FMMop9AE1JdSDmziYuugAguBn4kEd9eBQiO2DVJSFZVMQ0JYsWUAeZthts2IBGJZ6HQ2IQdKajEaHWVWI3ziN4fhVKUIkz9d2dQkVddeJ95h8GKEMwgADoMABXjMd+FBEXSA+uZZU8lcdGSB5e/MeqnUdS+AECvaCUMUATDMy1KFGr+YwP7kDD/8zlKeSweK4/771ULp1UxIhjI0IEv9DaE155rALeL4ElucF5zpIYxYZJRYxh3/ZeBLDDApWIqxwWX6rawg3fPSYj5tZbb6AGLZgC2AAAhQsH14zWlNUBIpMEBiZhPlXH9yBB+DWBxLBAN4BHt5hETTACEQhD3DAH+BBAxqgBzrgDdAZHvJZn+lBn/vZn+PZnwNaoAeaoAvaoA8aoRNaoReaoRvaoP3hHQSAn3EgnymaouHhojO6ojcaozn6ovX5HfDZoUcaHmgAHgQApTuapFeapVvapV8apgP6Du7govk5oP3BAvIACyzgo2O6oZ/gDgK6p32aqIvaqI8aqQXapg3/ANOAYlbprSgNbQHh1ZmrOm38wBlGYJoh4BPyIR9QgR0QVos/aVRWmH8jQ5LL1B0s7QngYZ0DoQO0AKLpoXHr2QIsgB5CWq/3mq/7Gp3/Op0DG7AHW7ALm7AP27ATG7EXW7Ebm7Ef27EjG7InW7IN+x3uGgfeAaI3W7M7m7M/27NDe7MxGqLvmrJPu7L9QQCKoAjEQAPiOZ5RW7Yre7Zrm7Zv27ZzG7fz2QKkoAOgwALgwR/8gR6IG539wQT6oAPOYKfzerd1m7DhwQKUW7l/+7fxOrOJW7uLm7u327u7G7y/W7zDm7zH27zLG73PW73Tm73X273bG77fO7D94QkS/8AMJ4JPadWJSDJ939Wq/3ttGEFKA9kBvPptam0szYAE3AEvPMibt/gfupmTYfhxDBZ0x/gfvNgWW7JYiMXDPzy6NkvEo4vEW3PETbzET1zFUzzFRdzFXzzEQ/zFP5zGTdzFY9wcc/zRdNzGN0uZmOCEalzIh7wnGnJbsWvIcXzFUZzJI047rgP4llzKWZzJp7zKqVzFb3zHiZzLu9zLt7zHZVzMeRzGe+IexkEeREDNfeAcWKBbUuIAfKAcqAAdqMAB3vzL8xzMRVwgmEAE5jwTqKAchoAK6BdnyHzM9zzRw5zM9dzRvVzJtdzGFx3LK/3Kq1zSy3zPe+1LigcnSv8MuMANAZliatcXwE8dbUIcFQYIbWOUf8fHURbEk2ed1mvd1m8d12kdDy2kcRLAimv9VfRBHdYoAU4gDnzgUFgAZ3Od2Zvd2W99kesWCGuOojKGgeXlK59d281odbYJwbYd3MNd3Med3Mtd3A1CHuKAzn1Amb6yHUpABKhABBjAB7zS3Lf9bn2ABPadBAidARzgwMzdHZiABERACDDh3hM+HXxABDKAXxMe4iP+2ZUNhhTEAG1p1BNQmXsJ1TsebQzCq/Mhin+GX82HgUDi0VNe5QfRf+EtHtL0GbFnCirj+A5H95SPllde578cDsF4sRIxCkOiIYk2yJF852vc+RT/L4McxkqO3umfHuqjXuoVAgz+HA7qvdPdLAnKAQ4wQWhmZuprfF4GysDQVQSGoOu5b+cjIxHMoBwYABPUJ+zzfCrjgQoK3W3mXu+l/jknVpUsRDSb5U9VBCmmmpk9HvF5pFikjHljM6+USOIjfqAENh7+QOrCbcTIWiOAbOr+AEzjTd7maDgiX+ErvvnOi9op/m2mknUrnvS/TCD4UIfI6vVr3/ZvP+EVggnigOvZ/SXcEOVQDvdZVdmEUB3+XAhIoAYXc9wNIhHOPgMcYFSG/9aHIwlc4OrNhPq3f9tVX89YYjoveCDD5iStAiETH/3LESVQo</text:p>
      <text:p text:style-name="Standard">R7YM1WSoIPMhyVQ/37v134KdM7rfAD34sGKs8vHAOJAghJMWNxr105fiXhxCLo7eNAdwokUK1q8iDGjRoQS3aXzKEMek3TtIJZsRzIlypUqW540WfKePC8ea268mVEixIf3HuqEiTOo0KFEixo9ijSjyYNg4lAR4YDdx48np94j+XJl0qAHSUb06S4RgyFQpXrcujORiHJCMHXcCheiviTl4JBAiBWu3r1FvWZd+vekOzDx4i0sXDhB4RIDB94bsA+y5H37/lm+jDmz5s2cO3v+DDq06NGkS5s+jTq16tWsW7t+7RlhvnOo6oExYOAECS/3YPvW/NLnveHEixs/jjy58uXGS7o7UKLhPf99+BgnYRJ8KsKrXTtCV1yiplXm5MubL57uqniZB3T+FQ6/p3zhgWPKMzjV4/nz6d09FITVPVO0kw8qU9Q0HErpeLXgR8Sdld5x2z3IE08HOccTO8TJ8JAM3C2oTzvn5FUcT+dYaJw742io4jjunLMfcwtqeM84xY144nA2JugOOyw81I6Lw6UnQ4TExTTOgiO2c0ASVNiln3rp4Kigf8EZl4+F5+CY3jlBIrejcNwh+JKD7SRiBhxtIYiieldRiV4+R3Kn1hAZ+OCFkv21gyKfPU2ZTzrsgIVcTG9OWWOgw+Wjz6FeOAkHJkp6JGiMll6K6X5AAsbpXx+to1iojBn/phhihekTWaqURfZbq66+Cmusss5Ka622XobQF4YoEogYFLigxz353LpaVirxhex2fDIKxjrCtiNPDHEkIY94NgmmnYMxMOSDi/lplSxSHeU3nEh+AeZSuit1at8BgEnEl05TLKBDFyF00UQQQRzR1UkoHaBDEGAcsMACdvDgxRT4xNBECDwsKAif7QhSwAJBhNBwwzE0GuBJWU5RQBA6NNEFvvk2ke8BBPIpEcELNHFFEAscoM+A+VjUlTotUGBAEixwBJdHJEgghA/tsJDEWnUxgB+8Fx5NwloiTE0CE/6RJNFU47AQNRx1iQDHEHX5wI6I9wjigwhUlCP22kyb/9RxRIkkEbbX5TxJwo8W1aQWHAyQnV/gZwmrVl1uVUXRQ2KZsXY55YjAgNVlbxeH3Xa7gI7SjpeTAQtZTnjP3GF/TQKHJ6IkHp+F3+045A64SYLYjo++9tp2QxVu7nydG1inEX1EWDxJHGZqPI0V9liqktVTGbHOPw999NJPT/1qJPnhDAZIPGCACCx42Fv1oL0nX6bmk1dShAgZxNSo2Pmu7IUCqsPQERqW2eb556cneHryeNg758xngPTplJz0wYThrMdI+ktPSUBGMjtgjGRHcA+PCqCDghUMZlcYmA6uEEEwJEhAIZtgE+zQsJLxayfpIxjKgvDCCWJsASJExf9H9FGDl3kCZQ0LwQLksaDmCOsAQaAABV7gAh/wb3/u8MIRHkeCtLFuc1QgW/r0QwLGuYAKmJMAOhgQlQLeI4ubo+LsyMYdffjABWYcwt+s9bThxINtVKDCECTgOCp0DkFD8kiTwqbH1wVQPmdiAFt8AMchpWOOQwDkFjfXuQsxIQlDqF0eK2lJdOxRPSWJ2ubgoDQ4INKBf3LHOkTAxkeWY4siwERPEkIX1jWujHlkgCv1h8tcMmdTg+xdftZhvFEdbyCmKoE8BjAZykBGfMxspjOfCc1oeuYgflCD9h7wtvtMQZqZsZZLdIcUFnLnKlki4rTe95eD3AwmUjlCAvT/4INSfgucQxmXN1kwk995E0Is6Wf/UvcQebTnW/AKmmCmkEMNLiAE+1IgVQ6CQTvEQAcMZajIQuDDgPGAk+5YwBViFgOLbZCh7kIdH9xhjhjcS6EGK1nBaFYTkIFQogeo2Mt8eIAlxa8dOjOiClwQD3+JiyRTKMHXNje1qcGBCkwzC0lK8EgGkIABDGAcU43WqJPErnVJFcEQhuCCNU1EJkljgFJdJ7g+lkBzUzPrWMB40ri1gwlrCVvR9im4fBSuLIHjUzqaJLW2rsWOIiCBt2SQBLMmVnaChVxhWVA2/fgAqSRIbB3rche4re4pbl2LEEgwuLSZdWpLc2xVIac3/3qqVii8g9+7tAPM4i0mMcGMR/ImA5nmcXO3vO2tb39rmrzw4R/uAC6ulhIfXeovMGd5yBTkYbzrtBZ1UqrQAY4Qhzis458MVO5++IdXmcijO/8k4AB7aR8WkDJ9uFwvRCanD4uFYIWAARjGBCZThsbAgzgF0hRkgA9BCKJm0yHYB4PQHpScbaH5AoNsKIaxGHghfRPDIEP5FTGU6hBhPAnOAXZGARVIIAleyZSDhhPLOko1H1lCExU+Kz8feM0ur4TWYJkWxHQcQWl5k0865BEHKD6EXCfxgRkk8LbUqVMeYLOL3mCSJQcFDshb1OMo8YogJsMBDg4YB3PT4QMH/P+MZd+jG1Mhq5KeMLkcYAzUusa1ICmiA7RDgq7jmDaRh0jxb4J5SNl2ciCixpIE6/VrlLyLaPPx0rWeshaogjnM2QbzmMqjDPOMi+lMa3rT1JMYQv4RPuMG5purvYlrqVKdgaATuX3lDhgSkACfoa5/pc6JofunD5HsFF3+XBd6y1VSkxRUXINMhyDo1VBCXiUdFcvXERJWgJgtgAfngGAQaEKVAQ1nRAtikkd/KD9zLNQOB+hPOvQBMH0Fux3z0oEd+DXr57h7ZvEmSbV5YEQK6GEkZzFK6qZAyTtD1kpzwax6m5iELeaNve1I25O6dY9zPGrLb0MdtJwSKQu+ZAr/UsyAA4isnrS5ccxLgZ9E1OICEXRunYPUq1fX1L+DZHUlA5rCOhgHRrOYpHBtcU7gDnKOJrnAya88yCk5R4LIPifhhf1zT/TT6Hs0yXGZDWCtr06R6TLad8GTrTBNdVtVLZPTZC+72c9uvZUMK9TA7V1yE32eXprEnNTqVFr5FC1+xIMJXnY73MsD3vKyZ+vxWXQAD5hAeY7TxIw2R7SDEAMf2wRgKWP3BhFmoIUugDcImpx//CMggwms3/adWZTdkY92H6wq6Y7BAfjgl4SMW4TZQUgaZMIEp+YP8N6MZVMX9HkfDEGTP7uHOppMZ7+WhC5OJknhuMyyqQB5bFhu//gWwaid997j5o9zwNWU7EufQHadWDaTWMBmxdfiRZ/tQOwQer4Ul4PS+9xtuGfDmC0S3C1vclo61Q2SNdV3EACHWVpnKH+HgLu0dXL3EokAaQ9oGJBWAvqAW6syAGiHgRmogRroaWuXafV3LFhXEQt4NvLAGHpgEAx4FdelGD7wZKMmgnl2a+ElEhpnd/20gO3yLklhg4ERXwvQBfQlHulQA+72MO4gU0HAAyVhX9cmLAfBAiEiCDVVAAWQQx9kB2AAL+5gYdcGeg+EbEvYEwiFUQsAgO2ACv5xbCMjhlXBRxEhT0SxTwAnNj4zIi+SPmlgce1QAmbAZg4QZT4mfP9nxm7rUElME4AkwQRBJkqD0j9owzgeR2vQQkl1FEnZUX0Kog9OM0iox3OH4zs/cg8yQAJR5ANZ9HB/5hxn4lW2VH73UAJe0zlZ9TtGBQd7VBKQiEneNziD9ChUh14xuFoGSIJ/0XWyVSpgV4EDcGkb6IzPCI3RlBDsVlD7wAcKNhyN0ijTwY3GsY3aWBzbeBzf6I3EQY7ZGI7cKI4UgVzlk4DKoYIrAQbSUneDVDMLMgWvZhjrEBPltXsJGHjlh08lxV1somwMmF4xhynuFUDiZjD8YnjptkIUEzNgQBKO50O88UpTQDAYxUMeqS8W2RHzwlAORhEAEzAOJnPR1gT/NFQAYFCFMakDDEN7O/EtvsMf3nQVtrhw1eVzzpVwelSKQzmUY8FmorhGnHNwEPFjTgEVHqF7U5E2SIZm+2RKa4EOXxM5i+dLild+4vF8ggQRYzkcsXhHq0RHdoUJMzgO8vBWUfFPKFECYlNYRDmUpNVjWTNGX/VVfkMCDqAPKeFNTDJonfiOh5kixbiApmQ8EkhMEhgP+vAJyaRM0WiZl4mZxPIRJ+IlLIaGEpN9WWET8JMt7mFPvQR+xNhLISiCJOhc0RIHe4eQLFgCJaBejJYXtWZPBek/2MGAaRaPOlgfRdGDnaIPBdAwQjgVzPYyKyQDj+dg6SBuDKWRzxFR/yQTQU2wQw22iiCDUa73SseJUQgDEd4pQdjZBXZQMhiFLwugmEJ1E1imEAYXP3dnVLNzN6r0OI6TAXF1n3j2LdOXcZ0iCGvFOWLpKXNFSZiDDjOGiPJkLfX2lR/BDlrGZXISGE0CVnXUSGIjO1zmZcIWlidCa/cgfHeDSVuER3hEBZrkffLEZG1zWULwcXhFgOgQTwHEmsKILKr5nuoBKsRjKo+JGGGXTJmJpEmqpK6RFQhRDzcDamz3W57GKWKCmCMUnO6QateBXungBaPCpTMoeIgZkLw5kK75nojnUIn0XcXokO92kAcBMBL1EBgpMB9BkpvXE+KpMSpDczXQYP8fAS9pQFESFFLNZgcCYxLH9jISdAXn2UMvBG8TyqYyUn5JM2c/w5CAFktsQ0u1QxZg5BEnmjeCspxrBiUBNFl/GJfC5gNmJTYU532dyJtwxIpuVHVw4w5QtVRgxALFB2Rb5gB/4XIiAH9fZlSNE0p1sTlU6VQ+Jw9JM3SrRAU9GRy/aBeG+Y9XqkuG96OiSRKxdTy11ZjERIGVtg/NuKTryq7tyhl/kAB/AK8xQAIx4AMlsA4HwAIHIAMHwAS55q+5JrBMcADyILACta/92q8G+6/3UbAHm2sycbABa7D/Iw8Xy6/+mrEECz4ogaG8lpur9a1gEASxuWq98x3x4AP/m9hHvHl1uzmhCJRg38powslrQlGcARRf+vUgy1mEyfacMaMOF7lQXoiEyMYvUtEgB1ADnjB6zgEyOlCo+VIyXTBtgSNTTSBC7OMTWKM+7xmfBUmATgZ1VZoOyeqrw5EnKdEgWfOfB5cfBxBkhfWxf5GUYESi61FKn3cPLOADcfBVmRqPW6dXhsRluqdAbrk0fMAHgqAT0wdzZFInrqijwucCTNMovKG5JIGhGjcg7DAiSAMHWYm3xkKA5UBo5QcuPLoXPjq42fFoQ7oQ4JEYBFGBqeKuuau76xqv8SqvMfAHMZAEiSADuZaw+nqwMvCv+qC8xvs/+nof0ZtrCtuw//jUvBZrvcnrBf0ahfjEvAj0vf8zJv7ojgmIkGM1FfgQXfwWIR4xBSlxADGgGM4iV651mGU6obhXq/uLVxNyH+QLeIRXYwhFMhulhwaSIK3XE44XqJaXkR5hDhSFYF4QIgpmX/ulHaVXMBIkM5uHFTUhbzqAMN2GCp/pDoEJoVSBEBz5PiW3HLy5k+UguNPoOzeHWkHCE4hyFSxhiGfGE1lyD0kzNpF1MwpCEsd3oA0yKKuoIGvbbXPhh3skOO1AIzKgXoKZVlbiDuqQJpGSDh7CG3jBZC9GAsThQGBQV24ROOmgFg+3fvyjYPpwSqglEahgQ+qza/egkctGEmtWrf9ppaF2wQ6BcjUzWL7c2q00u5oe4YCQOaSIUQIHgExiRxm7a8mXHI2+67v0GgMF4AP4cLDWi700c7HTm7HeK1AK+z/bW7EKS8rce8r/07AyEBIIe7Gq3LC42U+qRbPuAJtcqsJM+WOj0mMSU4yqBbO1Wi7V8rrFqB8ClcL8tBE56zvuwAcFMJ5eMWRXgUFAG1EqSZLXVhLTeTBCssLY3DAi6REV4wk8UDZGYiXkxYVAqIQssxP6oXX6cAQGYEQiID+ruzf7SzdOpmCDNH2PFREEwiYdgcb06R/QIQJ4lAHJ94UeIQin5MNUoYc77BNAow8ffbfDyilszDio6znw877/7cB9dpEGKgwkRxcpfCAVGoI0ZMFl3pQP0YqrqugnW4gmQ8d/b/F5LAAgn0cVWiwnTYl0gzmft6ipKDEFKQzQrGsUrqvI20ek5Uo8xGSklnaBmAzWYW128Dqvv/sHSaAOxWuxENvK0vuvs/w/+4rKIRES4MsEdA3Xx1vXM0HLCru9DTu9c+J3Vppor8tyTBFM7ItcLJgEJCAP28G/5PJ3+Lu/+iuhka26alrNh2wcm2p1IxlRR4AfY8Uk7hYD/1G0FtkO0zkzBzGdSriNTOKRJYmh6WAxTQBvKqwS1hJfF4PB5/JX67YUH2ZESFQC5PKP/FtU/3dFU7wddNGgpfMj/3qZCC6oIemRNC+We8tXSTNGAlE2VjXRcQhKXr+KH0/TFPyZgvXlFHeTAWu5T9sRZUZGNN0ya1OxOniWEKd0lpGrHY+iNnwWEyxgNUC83FB0m4IqEy4oQMz7q04zHUb2JG7BKVL0WSywNUfz4MiNyInczM0MXY0paaLSmF2Nu2KN4ikOXAkAvPL6ByXw4p4Myg6L19ML2M+ryjK713Ktr/xasQLr46Hc1rBsvUHusAtIaslyzCUxKomRAHHAD6FiGI89HNeVGEHwmMkYD/xYs7mTzJT6xQJFzR8ubP4zXjC4ozJIgi6jQSMTAiGVQTOTVT87kY+nDijB2iMhnRhEMv8yc1HuhlEIRkiUFwSJGjBxPjPYBsL2NUMsdQUZpOjksgD8/AJGlARSMtViimWwSJ86yhE6zUagNFpK46tDZoh41FaxuliFVRKKkjSJVVWzo1hSNax8oouCZVask6qcUid3AyUxtw6J5ViNxGaj1VQxEXBsRlqNtGV1Qd6BggrJ2jq5jlp6iIZySwWZoJVmFTYj1xOCIBNjQRaORVr/Z5VqIQFL1VgZly2ZTtU4YdVk/hKxC4FCuhDnSpm6peL7zu/O1LubnARnnQg/TuP8+q8+zr1x3eNqvdd0Db3TG71ybbHUG7ETj/Dga7Fjqa2cjUuDGxHygF2w9uQjH+WN6Zv/U8gYIx8HsLbyKw9rBBETXYlolA3mln3VVlcuWLoT5tXZinkAGCVBLUAyVXsvTbBRH0F5Ry9uKTmGmpcnCAFhQw/0QVAxdkBuDcJuGPRB7HkvMFSSVFxQFCO1VVsyKNMFCIOyRXREI3YlbRLZ5yZ8dsEHxed26SEIYvFVnnpJhAh1IndZ1xctjwPfPYEPdOOhjiM7rNNUAyhynvpVW3S5PnCNnQLgbMNnnKIPsWNHer826d5IkpI18pAAlVRleGQXY1E0SyzPRtbdnuoCSdd/B+F+lXT4sgNGfPIj8mAGbVNGtrNHOjkxaJL4G3r5AkTYHW4p3irvrhXiRDpMTd7V/8yo7/1O/dX/PJps1vZaALS81g6bsN5fsQgvy847sBCv10FevbFM5Axryvsap2ju7knxng9xAD6gGFAu5VIumwgB8kkQKgDBL04CfgQTxItz5F66du7SOYT4sGE7ihUtXsSYcWJEjg89dnTIQt4Bd+3umUR5UmVKlitdojR5T568lwxttrtZseRLnikP6AgBKkSXoURbdCHK4567eweuNFF6b8qCBXbAsEtnboGOIF4appNaYEGTLnYW8PAypUCIIDxKsmuntmpZoEFChGhyhSuYe31RCjpQQIedoXYX0OxJEUwLCgaSsPh4k+FXkJGZttNXYgicDCxMVo4YNx2TJP/lTMMpJ4KBj3Hn0nnsu07EbDgMHIw7UEIEHB/5+rqTJ2KIaeLFTTOATNGdjCQijNcmwSKN75Y42zERYQYOCXeCLKfTl2Q46nLkyafGBHEpCxKmqagmIeNAAipUHNw713HhujgiJJxmgImTKFqqIdLOS802FvyiKB0fGDhtPNVYcKdCy3CqkL3iasPEs9By0ihEEUckcUSGekKxuhRdWieBEuKJ5yAYZ3wxxhLkGWCfHHPcR8d/fgQySCGHJLJII49EMkkll2SySSefhDJKKaekskorr8RyyAT+2PKPP2IgIYY/EpFHH5rkkaFMNNU0Uz6RWDgATjjNpFMekdqM8wD/GZjQh0809cxzzzbXdFPNNN1caMXPlmK0L0cfhTRSSVWkVKWSHrpHH6YmPbGkiRwFq1FHL0MRrFAlRTXVRL8D7TuZmGA11lZB8s1MvyxllCldGwWr0uoc8ks9h6agKI3PKEIFw3Sm4IPY3xwdhymPJpson9c2jcs6teyKAYwKv0qnhgWusCMGedwZ56FzBBHkMp2WO0dFmx4aBy6Xdp01Mpga+rakfK2zbEBrpZ2oQbA0vYeFcfrKJ7+dKMoHppMgaihepiDzdKWM87FWxQLbiRhbnk5a9sR9+WAntFGXksjTb03WuKIBY/qY5AHhmuzRBmPayKOKIp6C1JYm1udj/4kow3RXVZdmummnGfVVUalTkgdGF60uwcWDro7nnh117DHHLMcmu2yzz0Y7bbXXZltKLt/+8ksf1JFh0D7xFClNmeQ71FA/09QTzb8BlUHQvP9Mk87BD81TJKgVlazEEqd+6dKgAW4w488e8k45lByyLnRZW5acRH9Hz1dOyqOuDqdX9Y1csocpb7mny4zFrGDlKlzIJofA4l2nhJO2bleKtGILDAzjneinJmI4IOWZrR1wp9cIbAmi0DqyjvKIXvML9Y++xem1eS/bdPylOkZpsmupNT/+8sHHkMD4zS/+dO4XAngh7h+WH/74hakGrQp87OBDX/DnEkyt73rX4/+Jp/DnO33QDGAQzFnEsLcSlOhjXr2DGeaoVToSllBEIVxdClPSohlxbUYtLIEXBvC1HtVjH23DYQ51uEMe9tCHPHxbAsT0hxJ8KRH4SBzi7MQmQp2pTX87k6ACd7e8HcBMbIIinAolp0CVaSEVlBq+npYq1vEEeJTJlUpcpawIPi5fiRojqkyVrzfOBIVlZF1MvJgSMeJLfCAxyR1XEhlcsURXLfOdvgb0OJm54yd7sUg68qMPwTyPCVN4n374+EcU0ZFVn1Mh8CQySGAhjWSlLCTLOPK57BGSlaccZRkpZkaKzW4ns6KMskgFSNjoMmCBVE/3eBar9rVKlR8BZfb/0hhHZjbzUUJTYTRNUjUbWc1GW6uRPr62zR9205vfBGc4xYk2uHlJTD6IQSLqJjgzaTFOa7IVofgEKC0aqp5XvNua3MnFQ/EtcIfyEyMhhzkTygyPMVMj6BLpSe4J8le6K6jnGDq6PR1gYn/E6KWYIg9YfUiEvpxoSGFXmZQQsFSgU8lKnBcEMICvXz8JClocKk2asi6jGcXjTF1JO5H2dI69XNFHSHlTknbSZ8fkSE0HCqKINrVEMz1oVO/BQqy9MB41chETttmjHo3Tq18Fa1jF2sMtlfVLYRoTE/m2RMXZrUx6ElQTzfTONq11n0100zvv5Ke6JuqgYmymVAPZ/0mlbs6Tq3KmAv1HVFdxdIOCTVGtaALGRfWRsT5NKmQNKaup2KUJQaCKWKgClAUE4QCPLWxqK4XZ0Xnvsq9lLWg0ey/YCnW2tw3jMhO726VBE7cHpSbXtJa1asZDm2DjkdjGulzmNte5zy1SEId4TnXgQx9xdWffBpWmvM2zcI1DU6Fk4IW4thOLtmJcXpNoJi8gLKqRK2FNW/Xb1fkLoiTUX22BNRLVJqYvHIWdCGOrXwLP95FPsYMduAIUO3QhBvfIh7QGPOECV5jCF66waitMXw7XhKBOBbFGoNpfFVE1RlZ9oYu8htwa3hC6L4ZxjGW8w3KeNQbpXGed3gTe8f+q959QjOdahWwoeBJKr/9856H8mkLAOq3DT06hqeAYx59O+L8LgrLEZFI0oYoxyyRWbTsOQBWyNMHMVDmXb8H8ZTav2c1thrNRMTznNG6Kt3d+5pspF1ysEre4XfsEDXc0Y0IX2tCHhlIQzemluRF5vUXWrp0CpScoAvSJbS3T4OSkVvImLqCGxehHJxdnUk9sIyXML4WvCEsMf+V1Hl2ohWU94K/sKzSlxrWec71rXfd617ELcbB35usVtajPKX6RjI5Lw64i2tnPhnahzSrEP6DzD/iAZ6UN1Ti6hpe89OR2PPEU6XwO+Z5/84JAZVlnpvE6zlI+FdOqXGGRpBv/aRiO8AH4dK9czdrfrWaZ537zb4LPueAHN3jCEb5wYekWz7tV867bsQ5rVjwGyF7xNusxgGh33OMfD2uNh1gC</text:p>
      <text:p text:style-name="Standard">Ml3XUN92HKS3nbdND1m7fmo5kfmZ5G3LYMnvFbVGiO1u+3pqRKnO8Ex0rcdbtQ+kDEc6Sc2nQHfwIXg7h7q7oz51qVc9RfAVdkRHHOeTmBhGfq6qcVnMVReD3OxnRzsOFW1OdKpzUHtTYo//1N06KZGL+5wi4siLpm9zt9ue1lvEc9tkSFn93Yh1iaMidnMwvwq1HNajFzNLdcpHbeuVrwl2ykGFIXDe80PoPOhDL3rOj770pQc96k+fetabvvWq/yf962X/edqHvj7lSMJiFQ6aRXaYQYZ/CfYswu6HO1PwvKbmNVOchBN3bas8Snv0pT/9K0k3bkQ8Yp2SeCcjc3+73BYyzQtVbpkTLtt1KhowGZvz4QMfzj1nyOIN2muZWJTN+6XJ0XefdP7v35PYoYJyGI7QE0DPo73a47wC7Lz6sL3PU8AEtL0BRMACRMAIhMALlMABHA4qSIJxcDeT+a32wzxKEapB+rCsK6HLKzWqqpHi4poSOIAZApuwKTvqs8EbxEEiqbFqi4EC8AHrkrT06rZ6YpyYKxw+2bS2ijTxoqcg7CLuQgylIryiG0FiqzIGgbo+ORf9q61b4ah/eP+8KnQ/MUyhfPABdCCOACwHF1BD03AB44DDzYvDOGxD9zCOOiwOPJzDNORDO/RD00gCWOE19UgtnSFDSpEZXLGz4ouj46O84DqxZIuHJLi4GMm957OhHNTETbTBtRuiJKCbt5M07qunLQMyJroiuwqcLdOnJuQ+KPQ0fQAUDTvBQ9y5iFiHBkABFOiAdYA6ebA3NzNEUfK//jPGYpyvmlmZPGPEZlyaeAOVYIk/ykuAHpiHCLCA2qKIEpACApiHfiAACxjDlCiBDtjFBvDF0EHBFBxHlWAhrIKhOKgmfRi7sOHEe8RHkPNESpybdUovI/O79Ko0INO0f3LCKlor9Av/wlGsmQSwgB2IgELoh36YBwKYgXdYhzBsMveDBwKYyI+cSBTYgXdQh5P4h9WxIJ7IxXPMSGKTifxLOOU4xplERpo8KlgqJkVSFqMjmZzcyaMSpkTySaAkSoViiVhDpXt7rYqIBym4gXkoBEDYhFMggA44AeuIhx4IBWzEpb6AhxQ4BSI4AZdIgAf4xn6gA2xcvN8Txq/shwjQAHl4vJVEAXQ0qZR6OJpxlHgwgR1AgW8EhGu8yIx0v4mruKw5thnJuLHLx8Z0zEODG2orACOyLr4KKHYisntYL++KIrj6m1jETCrKNPNKyDWxv3QoAQ3wSED4SNYMSSnwRQ8DETJ0/4eOdE3WvM152AEVoMI8uggW0cW6bEmumwmUgjKbrMnkRM5/s5Rfas7Jc0SGQip1ezN3OIJO8Mh+2IRGAEnhLImsLAQCMAHUaYdyRAFAIAB4+Ih1kAJCAEcjMIEOoIHtAZk1Aw4pOM95mIGx5B66hM3E2xcQm5mTSE2PpAO0dM3XlEsyNLaKOwhJvJplm8GNe8wKtVDoMqtrG4Bu+AQZKLmam7sfc6vt+6e9k0XQVMgkgjQ92bu7ExQDmIGzrEgA6IEHuIEImAfhRC3AGsN06Mh5MIUH6IAO6AGIlEhAuAEVCMNKuQcD6IEbeAeWyEVCEE6G6xP7s8V21NIsXTNt1P+w/SG1lQzMCLgBIjACAPDGuiyBh4gHI7hGC8gXsPjKeSACA6AMGEVPAYALlCgBCwCABzgBFaSdJp0B10yBJ8gcAvKB4ETHlDIAIxhJvHSmlDgJFyACGSUAGrXRCGgEFJCCI1DOVkmEsLsqGYEhrQq0GVSuC2XVVvWqLkmAAgiSGJgCf0TC0QxRvOG7JIorWOQrvMJV9Vqif0wci6IAAGBNQjCCsezJe1CBB5CCEqiOyDlEh/jRGXABzOg61SSFUzCCromqrHxTPqJLdKxJx9vSdOVSdWXXdeWge/hKQEABI0iAAfmRExAFDfDFdKjGN1WUS+Ef9XsCD2iEHaAA0AH/GdvE1ln7CnrwxgjYxV48ynY4Al1UArt0iKw8BUoQx94zoZeggB2QSBTogaskkExRASLQAB9YTncAgxZyQcT8uhgUtGZz1ZvFWR8KIkEQkkEoHDUZCV6tNBNtojlBHMJJMm4jwr/xLqV9J3mw1Ki8AXjwgslrHZBph5PMJZ4JUJb4EUN0lJOlVLYEQwZyBxzwxhmwU9iQBymIgH64AQrIWkp9LIlJADcNRzW6B3Vg1BLwQJP0jZTiMCY4gPxz13ZF3MNVXOArAVH4y0iIA9cJJF1qh6ycBGzcoJnJ2nzQ2qwFHU/BgRToB7XFQrQtBLXdl3/YHyxkUoZIAiPYyhtI/9tsta1yjc3KtUa1LLqTjZSxBdATuNR+MAV66E3+0T2bNDFJTDEbYYFU/ZpMzNnolV62gRtG6FlDua6WsyK9wSvwWxPN5JNbvTS5QsVW/Nm6kY+9xU/hhYfi9RjP8RlgGVCe+duU6Nx3pVvNxV+N8VFT0E/+PBoVuIFGyFuWMODHykoUwNyJuYcjwM+LVQjhE77+konkCNWWxeAL1uAMzmCKAN5NwMYCoS1g0VjMtQj5TShXsx538AcCAARslcl2gAdTeOGxRMSC6b0UoYiQnYcbaAAAAMcofYlFPccj+IxqLASOlclVGiGBmT+UYE8U6IcUwAFWu5BDpLgTEy6ZVf/MrbLH6QXjMB6bLQGFPzAHIZmC63onJKO7ENVeflIrJMObJGNa7btMQXmCHbhG2MQjNnpO+VuJtdwX/zKoG6ala7XTU2oHS90EJR5kLdsXcV1g61jJUGgAWCleEgMLoUvcTl7cT/bkL3sICpiBRogAE1A/QEpgrjyVE84ZntFchz1duU2HCLuH0D1dk5WYklrJJC2je7AAHH0ACtDFefhWA65YFLhYQUyHNt1KOD2ahGIUcV1YCYuMkH1L2BRUq0uEB4UhZIMRfXBeGqxBMTbnc3aSMuaSKejZnzWvOeZVEO2bXm3FlivIceu2QRkJffCB9QUAOzVOHWYKA3gAF6b/SBTQhEVoSa01z7o8AgMggvPsBxQAAHhYUHnQgAh4YdpFGgMAgIqM0jCcUxiODBh9SwtQCQoo6G/MUShtyRLQRZD8yLr0AZg+xxJ4AgBwT/Qs2SWNJncwE0EE5aEOZaI26tuq3EgohHmIhARQyoi4h7t9U3mwgBs4z/DsAH6wr3t4BwJAgYV9gR3AzX4ABNwkgOwk69bczYE5monDz92MGocwg4gWz3uggRQAhN0c4gYIBYe26bQGbF6UVhO8hwRGXVaRBxPgVEeQW6TiYFy0JuGKWRmqx3JG58vGbCIxK54NEj6oTDse0SzCVTpZRbUK0fGrZ77RtJmQhwQggolu/4A19SSKiAMjkGiQDExNaOx2OIdy7cbbDElRiIeTFGBw9Ado+oeObAQiAAH3rc20vUoOCln0jNI4iIRTGOuZju2J08XsZk3hzEWIFYWYJmtSmEhf9r2RmJ2q0xwO8umihu+jlm/fzQNKeMvYBsPMRQnwjIAOsO0EpUi17ZV0QFv9tNPi1s4ErcjsZE1ScE301tt2IOIkpY6ekAgVIFiDvYcTMEu4TA6SKVcmAAP8ZE3uPFA6cGh2CD5qtuGaAM9Q6IAS2OCemjgXikSYDWcZ1LjM5vEeB5LNbuft4sx8qhNWVG3SlCddbZOlVfK5IzIV2AFwhGaG4oceOE+RzIMnMP+BGXjbQtBt1eXuXUwBHL0BDcCBBnhK2AbVEnDTCGiAkiRHx0UBDaBOkyhw1IUJJjABjzTYdoBRwTQBFbCAGThPAniHvigBFYCHGO1vFaAAF5BWulwFSoiAB3iHQc9PQE1voTY8anHvoHnsUJ9xUSf1W0sHgp4HOjiFGaCA+U0JqUYBAoiAqoQHE9CEUCgEXhzOGW6E/UyHdTgBCuhG3VwEFVABA6AAFWgAFwYACzB2F7gKZDqJZNZtWQHx9gyFY25bHO0BEHgY67RYMfCBcygBCoAHIiiERqcACkgC96EY3P3qRM6eYwXhKC11QuIzyUa25mU2m/Xxfz/nnRUSz27/K0obN21DbX+aOe4tlBJV+MwMUc18ghSgAyrOKDDohLc1hfZ1HyiXVyOQ7WS2h0YY3pkxTyRVAc7t6kL452vWY7gmwRn+X/5xh3wobsFeZCPQgMEmUMedhx4oAb8Q13AcJjHdhCTln0TQAPc0BUSlYPUGvp+wAx4Qaq34LJK491HX+qwvdc/584mkUwNgmaLLylAI8EB1h384eQBodTsngE3Ac5O41mxFiXzoyNOlXWkMDSKGa0WZ64rU05OYeHBsX/8Jc4cOmbIPYcWapf22xv20cAFuBA/AgYBGXK+LWa5ZzB2hUID3fDH2ki3hbCDx2X9scu5tJzYOQvHauyIU/1YZIMIoIpQ0kYdFIAA6gGuMCusgLon8bogZnuI7KImVfEsTAKOTyIeyzNH/PNYgdomuNuZ48PRNQuSGKIE7IIK3nXnD3+U7IACWl1uKaFN/lVwiRs+OJRmPBoQQ5jAtJEOxuIIY8IqTGLOrn+/7j+/8D75eiYcOMGiAKITiwYl27dylQxivx7xCKZ7cMxhRxY1NBOBFvEcjBaAZBSO2e0dg3gwD+TK28zeypMGD6dqhjHikAQpNKmDijIlTZT9NFNzdu5fgwbwIUta5dLeOppIGTNLdc7dwHgELLdv9cycRZ7uFKFjqjAqPQD8ALxJiRag2Idu1btvCfSs3Ll256//i4U2AN2+JvfESlDgwYN/gwfsO/0useDHjxo4fQ44seTLlypYvY86seTPnzp4/gw4tunGCP6UZMeYzZcCKAe7ksZCnj4k+eTJk285dWwZt2rh57z4QW4Zw4b91yzO+23ZxFgfu6ZNhgQCdGzfD5sxpAcU8IgnusQ2aLp6RohrWpfNBk6QB8FojppsO6EGCduukREDRoETQrgwJvONSOkfEw08STMDkDjwp0NEPIP1sQgcSIywxQlVxrMNCUOMAhVY7KuwAyA7X+VdIBFZFBdNMKHR0glb/5ONOCTTptw52N2YX0z3yeAESjj/mGCSQB+jQBA89wmSODiEEAcZcT9b/FSWUU0pZJZVXWpkllltq2SWXX3oZJphrpZiRAQ+wCAggBJhgI0gJMISCEfFcJdQDp1SV0VgkuZDTnh7F9OcJ7oWHUj5LoTBiUP0t6mMJHaCAQgcltHSPCREUAlY76SwVin5HIFTiiYzC1FZE+Xg1gwtokZoOPWRZRyqQswpZK60oraNXPCUABlhef/UVzz0DFHZYYaMhm6yyyzLbrLPPQhstZ6WZNgVjg8SgGD7toMLaAHw0h9uOt+lzAHEykPubF+nedq5t6xoX227wypubDDuKVJ0KW5LnqQZPqXVQO0xoEME8PcTjzorzzCnXEymU1d49C84DAAUGuUNRpga0/6PPEXolkMCBm7qj0oP99INEhUtkQQQNcYQchw8RrWOABkTcMBLK1hmEKkMnlooQopKWABV8j0YqhQ9iRrmjPGMyPWUNRR6JkzkLMAlw1FtD3TXXX3sdNthji102V2ilQwERoaBMNEgLmWiCPDFNNepBd0DMEls4mMJeThOvxHFMFKH8oOFqFgJIIf3UuNU9BsxAFTx1agxgfwrT6FRC95A3DyUoZocDAQ+SgnLhmxReyOd6jj5iUmTDPtddf/lFe7DAsvBJsYPVs4+0vwMfvPDDE1/88KaZxgdj3QSimBEDFKBYAe6wqxttwM1tm2/tmpu9PvXe5py77TLHvfjybP/UTwoY2QoTeFPlmRNUBonUTw/1zRhpA+i9BaKIN6VjKFR5R1AOYAJKEEJpBDKNrkYWEdE5pAdGMAIRerAIEPSFVzCLgwoeQIiTNchB/RjROGACJ9WBjmY0OkpGtDK0/d2qfdCRx1NkaMMYhoVITTgCku5BpCAEASk4vCERh2jEIiLxiEpMIhOX6MQmyrBQCYLJHG7QD/PIw4T/sUA+stO5+AGOJB+ByYIaQQQDwGUsjQBUdigyD9OJEI4OapxE7rGI0ZUEPIuaCsP48xL1oKApR8AJ3OwWKFM4KHFyPFk/gDaRHfTjIk+cZBHloZe+9GovIAuWPnbHB2MZL5SiHCX/KUtpymaV5jSRAcAKiuC8enSrNfWQzfa6x710zWY5tzGXb5bjnF+GK5fZk4EBAECHCGhAVkE6iAGIUAgC4CAupRpLP1SVngZ4CoY5ogAkb/CTgWmAEPOY1D3M8IBILiJkCZCZD0J2ILYIKh0HAIMMYgSddHgsAXlQguEikAIiSEEKEPPm236WwnYAUlKgCg+iIrA/2MXmAO+B4hPTMbUQVC0iVwtBAp5D0Y9SMqQgHalIS0rSkxpRK/Nrxwmc+b+o1M0C/zDITDln0Iw8gQBrFNxBxrIJTQXFp9Z0CxhO8AIKqEAFT+gBCm6ggaQqlQLx2JxBpqJIxT1ocRCaxw4o/5CiFennKRFJQHlWl6N1uIACSFUBDohQsXccFakUKIFaXDCDRuYBDO6LHV/XMjtfaTKDfPHC7vahO9+dMrGKXSxjG3u8VFoLMgDoxrVkoJgktOM4wNwscsQnnPHRMji3xM1ybHPCUzzADEa70ViJQgB/vCUi7hDJPCJRn5kQQj8lOIn7YIIDK1rMPRTQxCRmcLGHzeMBBoiBzCSKD16VAEFiCZxBoPKSlxzkACrwwBIAccZK+W9EWhGVBWIC1v0dBCQvtBFJd1RDk+qkulQlWTsOsAAj9XAKIQjBApzkjokuakocihE7fITSA8MXwQpOMIMPLBGEwCUoT6iI3QpZXv+QVLUHzywvGU2RqROwJR2i41MaOVKSl6AEIe6xD01GdJIVD86KckQZKU62pgu3I39KEAN/YBJTZaK4oKE4MZBLUJ7kfmfBCs5VEmgHrF8BdliEmfJhEOvYK2M5y1resmOo9QdBRGYHK1heA5w3CPPZMs2//E29Nmsuc7X5XeT7XvcsEIFIwha7YelP3TTwtLbAxAsFYxhmEdUU/qEYJnfsjmoRgjQA3QcFVdHHOmzURTAwVw8a2hQ8+jZUVqnYHQewQCMw4JMuug9E/bDOdafyuewsJT/o1SNCMydEkiYHwEqOijumsNEmdKEJQdBBEPCLkwLcNwgHSIN97yvsAtT/KUfuAEMLKGCAJLDgHLvedoO7ze1vezsfrMKJVoZyihoJxQihcKRa0l0U0C2oI33aXKf91kJqlgTAaPErTXgWJRZcSn0SNIIERUFwI9ygIfRJCKJC4RT4eMWR0kbbQk7hEV2jpH6vLVtfo5SIJz8ZsHyRQWGnzOWTozzlKn+sKiU75sgMIrTWq835xvdm8OWmXsGp+brkoT19UAAAV8y348i9KehcqhAPiENMEvJjFqMgFJFguvuicgRIKXQttDXCE4iwCbPUMSLPFZk8NjdioMrPHfpoABKQ8ICi9acdovtfO9hBXljbuoRRGRBTtDlJ93r7VPjEWhMK34QQCPvw/0dSyxSWFIQC2PcKhd9vEHhIsrgcwA5qpYALfICxjnM89KAfvehLT3pT4UiARsni07E7nv+YACdn52k7BBWokQAAjUkJGloQ5RPsvKSlApECGHhLqJKN7gYQaceKBJkguJkVRyU68ZNOMANA8EmZgWfiX28XWF0J67CGMczKy2/+86NfM9RKAJghI2bJDKB8Mj8XZ3O5PeZ4tl21xHltcCOP+nXHoIQFWxzEhEXSO8yPbKXDghSCxcAEoqwJPMxPqExYI7xWdjRTIexADxAA0VBVRIABr2gafNjeMtUX2yGBIvCDO9SUkaHACKlAQQmECUjXA/bdIAGFQawX7NSGRP9dnump2D00ng4UiR0swALEAOIV3gJ4gVrUANYsgOQ1gREuQBBQ3hHs3VvwgAEg1Qu8QNGAWxhu3xiKYRlKXwKYQHvkyD1M2JoEiE2hALu5RByUhyMtIAF8GMncw9nNm4rtSe4ZX468RP7wDHbUHkcoXw7qRDExzlEoReYwAXh0RR36GVAYIhyy0QDeQ/1swneRoRLlSrBkksjhRQnIA7FMmWFYWfqxYiu64sql0h+ghstJxpn9nGbZ0m+omXLARmjxki7NX26UAH6gTAq8w9yghDx0XSegR/4AggfgQFScCjcVhRQkwktAIAyGijtAzjxMAkHgXRx2YArgAE60xQH/BEEcJEHZAQXFaAqKTQFUyMOMAEIWeMAT4MR93BkgWMeLqcN6zMlWNNz+nMT8JNRDlU1QMMF7KZk75IM+FMCSxIBewUd9FQkPocVGdQEQ8cABQIU+VOFGSpQ0ZV5cSYAepAM7nB4QrmRLsuRLuqTR2FUE9MAYvUQ3bozTaVj0kQzcxI878A2JhcqenBGgEc5DzNQyuVCLqUBdQF13fEddIIoY3YOhNQAPZMTQIMxWVF1vwclXrIpcCIwzqo8FIKP7yIMKAJQ6mKGQyIOT7YUo8oWwlFw9DMAr4mVe6iVjIU8CRNZjsJJk8MG56FJxVM+aFSb21IZokVYvydkB0Maj/+yjQGygEcwAAdxZ4/yDCzhTI3CVBjyBCcyAwSDZP0RE/swDd1DCA1gAPRjBSMwDz/zNPbjRPIiRNI3dCHLaSoQlPh2APICBOgTLO2gCIDRCCnQADkjBDsThnblOS4gEKQyEBTSABazDjMga/8DHDooNWvogg81P4wVBDHhkUKjY1NjB4kFF44WAHVTef4lbO2xUkwygx3AhBZiBFyTaJ7Ylf/pnfyIY5KAOVQBADzxACrDIJpAjIdWhBQSMj/XAulkAPFEXvXkaTwWfW8WmFGhAB6hhRqCY78WgkBTTmmhAD60hNV0E1DncrYUEWUQAa1bnraGEf3wFGs1FRkhm4f801QP0wAykQGbuB4DGRCgCC8j4ha98R8kNxl466ZNCafB42Sxyhi3exo4IE/bkH2642WHChnGAFvkQR0T8XwrMA/bB0ckgEzKmw5mwDRwtjpzEAVcshT2gABHMwCmQDiDQwSYo30HwlvskgFs1kgnIAF2M3TomhIJUqKgRSBz8hV74AA5wBB00gumYQg90U1MiRD4I0JkyzqSsV9DkWN+Bgd5RFELUBkOa1HtMQUR2AQ+kw3WpBZFglH4ixNVsJBbu3qsSGxbqBIQdAGRK438aK5Ei67EOUTw0QARcKso0AinQAfalAD3gagBFqCG1wzm4A1m9m1rQgE55BAHOXoL/SGP9FI6LAVrPxIO1sVd81c9DFF1MtFRqimrmnKqgEoWDNAK6zas+xAEFJIAX2FCZvtGMOcjqBeJ/2kftlOImxWUnpWKVrWKUWuzFYmxnxGL7cQa4yEDPscsB7NyXDkcuEsdw0MabkUtv1AaWZo+GSGIJ+MNovpHiJIoUUF2KDAwNjOaDUAUReNXmMFyz6gcIaIBOXREBNMCcEorOvugIeVWQgEE6juBLjJgn1tfHxAE/bG08bC0OjGYhbEIEEIELEI6LLQpL9cA+EkAeyEOs+Wt/DCSiiU1EYRxJTaCv2oE6lAlOTM0ONWFC2Cp9tkManIRWIJsn8ACCSFM7dNF///1XTMLk5Epu5VIu1LREPEjBDaDAgEbADmhA0YyXTZ3CiTzo61EFh+2hKfxUH4aRqmxK7OJLwhVCd3xoV8IHlJAHd9CH9uGEPBRMIfiEoYnBzOTECaxt4piC3Ixb2m6ONJqgj6wDPNCsgxTFDUhBfShrb+UK7WTSrvCFXtzDxBJG72Ts+aJv+kZGX3LsZljpccwGujjmyH7syZJW98hLLYlp+ZjnB4ZHqQTJ5pBJAL/QzMyq9BHKdDCMsOTIFMwj2e2VCbKFPqhDEuiKD7DA2YhlTKjYrMLESXBr86aDuIlb6LkX6ZXK1QgbGMyqW+jQkbCFrjaJ0UXEC18rmayF5f/q8OXucA9f7qIAmgL+VwCTyQd2DAcDcEWGigDXaO6+hFv8YJZkBK0sMYSlwzg0rhMrIlegBAHu2Rr2VhMnq0CWYu1A7F5IWbGYnPqycRtnbF9S6WbwwXGMy/1iT/jcHHKEj/y5y/eIi8y10H5O3FzY0EEixd3umQAByLxmF3PFA4Igcv+OV6+BwTp</text:p>
      <text:p text:style-name="Standard">h2/MKiZRciYLJ43fu2hQkGwu/xRPGauCKGrFNJIieJ9WYsg+7Mg/D8ivH5OepmCBuMo7UBQfTKuh91ETFFhHDzhj/SFYiaa94n64sKfkihhszczPrZQEgz1+678qObPzaErzIgM7dIs0Fkx7rsXjAJPPZ2vH/SUlQiE41DUqQCEIIioxYBYlKPShMHEAMrFMkRjGW3FBfRQVksuqC2dcKkyQrZ4R+McmtBUwBtGdGCfNCb29DM7SQ1HJDw6QTJWB/xrLXNCz4Jil08UUap6JdOnNIizT6/YEMFIAZKE9nzHEff2m6ABP55KJzLEdhlmxN469HkXPp1VogIaQU58+a1kpuykCORtjl6QMP4MU1jsl/BplsCHHHtQMor3BY/K3laRTWNIlKroUgvHBFO/RXPzRYi/UYo/ATXbQsL7UleS9HB9aunKIaV9lIy/VcoxwfFIBldcYgcDP/8XFo5a8ugSy9/OL8bY8kGzElcYqtaQkZ4d5P/+RDUspPJbdzoaiFPhjYeGXXEUAqE2Cuf7YbDQlySQGFOUSkHWDhCDtufWFNCBzBe7Fnk7jeFPQaVjvJOyPE3LAAIof1bo91b/N2EU30b/s2KMZlkpoxfxQW+dH1cjN3YzHCIHjGSptszyGmY5LWH1fPLfEiccxLIAOhCukP3dYFBRiBKEQCHhLAv2BXkMhDDMSDHjDu6GbH8+rZPG52E521W3hBrm1bOghCacMwhF1NDBSeet4DIyyASB7wQZxyF8TAtoSFIBzB5mmatg23cGP4hWt4hnM4WNvHKIKcMeOFYJAvSDf3iaM4+tmi+IAs/B6HDOjS/uFfc3hpugSFPv8oWUI031VqdZRwE+owzpCCBKqhRCJc0tzwHoa5BMbARCLwCj+sQ36PzWwgubeBckIvin1RHmszypU3iVYM8eDyag6Bwua5QBJ4dYer+Yaz+Zq7eZs70Y74xe2InK4Mixord4rr+Z5v2RzT9GDfMcg65py1tG2cbPcs5jDdy7fNrQwFXSMUwg28A4JwBUyUAKRG6l/ww5xn0aJcZwmAOqhH6taug92hdZjsSH+cHjtA5H6FgA4sABFeQRAcYRPEQOBGNeHFwK4j25K8+gKAOV1Q21pJQBKgwpsjO5wn+7Ire7PnRPciqSaBHF0q813y+bVj+2LZYsvay82ZrGHyojD/7YZv1PGazZk9B55Kxues0Fq7J4g8fEzI/AXMrJM6PXJUd4yRe229w8ymz02aszlQ+NxTf7dFFYDh8ZcnLMABTM0VZJQQEmHhdUEITPyrO3yoCEnmydWZ/5ezezyzg/zHi/xDZzSdB4so9oXE7o75ZnvLu3wozbHP+dxt5AYT0HxuzLzM37zM87z/9fzP+5xl3zNUDxEUt5CotdO+84Ne9PvWriPGUHDIcG0C8EMJrMPctJubCy4TjOTlymdEFpuRlJ0NV7Yg+Kqr8xcPsACg0UU7DLsL6EFU9LiU0/2p1/3d233e4/3ek809gMFah2/IRVfJLfPLG/7hR8sgdAxQ/1i20XQMVAiCdXVIsfr33gkC9EJHVOgDQlx+r+mI0Ade6eVugInHjUNYhyQFreEuI2u4isGGFkP1OJgnKliXNCaaOTpkS2jFi3kILhvEOdwDqvH98Ot98RP/8Rt/8vPwx7W1w+6FylNZkyL+9FN/sgxC5lu2PmR/9mO/9kOH9ns/92+/+GN/+YN/5iO7Qcj2df3gPbsPITOKyPucS+J7Ohy766WXJMuWOwgCxnswQKRzly/dvXYGER50125cu4L37rkTOFFiRYoXLWbEuFFjR44fPYYEOVJkSZInTaZEuVJlS5YvXcaEOVNmTZo3bea8uC5BvAQlfPos8bPnz3j3Bv/sS5p0X70B/6BGlTqValWrV7Fm1bqVa1evX8GGFTuWbFmzZ9GmVbt2rU63OAXeE6gw4kiDB+G+1cvRizwm6drtNYlX49yNFOVaNCjyoEKHgvNGhjxZcmXKly1nxrxZc2fOFdfFEz0a6GjTCZB+Wqp03z62r2HHlj2bdm3bt3Hntu2Zt0eHjRMGD1xw+OfeH2XIO7BQeHPgz51HL06R8Efo16UfN75de3fu372HBz9ePEowQosGJToUKFLWTFvrlj+ffn379/Hnz4+dv3T//QH8DyGVFiNOwAARPFDBAP0CbMEHE5wLQgXJq7A8CzG8UMMMOdyQt9BGS6K00kyLR5//1ZgaoB79WGzRxRdhjFFGtRKscUIbcbxRxxx5FPAeeeTZUcgeiRzSyCKRPFLJJJlc0skmoXxSyiipnFLARIoaCj312PMCxdaUmlHMMcks08wz2apSTSvXbNNHv9pxU0426ZzTzjrxvFPPPPnc0086zzONxHgGNfFLpVZEU9FFGW3UURY7jNRDyvRRrs9L/8wU00017ZTTTz0NdUp3QksgCaLU2/KoL+uJ79FXYY1V1lm9EtVWUJ38kYUCJe110l99DRbYYYUt1sN0QIyhxEIJlWeA1VhzjdZpqa3W2jJvzRbXJH8M8jFiwTVW3HDJHdfcctHNiNSeRMvSXS3dgzap/2vprdde/Zx6Nd19zf3xLzkPgkjbgbctmOCDDU4Y4VADFbRE0px9D0xp763Y4otji/MpRxdW2OP+flzOzbvi/NjkjlE+WeWUWTa51C3dbbeEeN/LF+Obcc4ZrDjdebbRloHGVR8mvJ2yZIFXTjropZVumumnFUxEtFNJHNQoLyUGU+etue46Koni5CNRRc8tG9wfvbjryXbyiagvFhyEWm6n6Z7b7ro5RbYnZdsNSqjRTpTXVa8JL/zewOLM5590Fr3bcSW7Na5bfik32/LKMb9cc5wMArFvEvlml2ambDbc9NNpBeycOP+5p3G8H1+z0n+NhijIujbPPfPdde+dd/9wG+PJpyT6NrXEGFhQLVqmUG/eeY4RV9x1RX/3fbuQmVMzYCBh7z5278H/XnwKBWrYKELVSyKGOFbNOszn4Y9/zMbYbv318fF/k3Y1264U6fwBGD4BBpCAoCpVabKEPnYl4UQSUxHF5BdBCe6HbaybHpoKmEGEdItXljlag6xXPRGGkIQjNOFkPHe+vo3mJ1iD1uAmGEMZ5oZ+0ltUCXEIl9mVTE1xkYc+BhhEDQ5RiEW0lfBYyB6ZAe5Q85rhE6Eomzglzn7Uy+EVYRIyNm3vL1j04gnB+EUxpitQ60kil5Inr1ZFkY1tRMtB8mHB+xmRjjbyF2Auw7Z7VAqIYfT/4xgB+UdBGstzLHxYaRr4wo25kZGN7AoPbagoIhYwcm3yYdr+5I6FsINkdfRkADWJuHSMEiJyidsnUXnEmMksPS08VFMcGUtZWgUwFawiBlOZS+jM7pRU2t6u/jSFAyzgAFMgyCR1CTuBLIRnc2FmMpGpJxBR7W+iGZGhHPi+WW5TlgOZ4i3PFE1UYq9N2zvApQBTgys0wQ5HkAs04ck0iSRCBOWwpz2HQAUfBJKfkxIe35LYyhIw4VnRagoEuZnQNtYQnGbqZz/v2Kb+MQEi45nCAq7QhRAsgAk8jOdHUSYQeroAn+WgghAcoMlBrvRcUjNkNdEnmtFFS6E1XWji/9rRUGyFb4qjVEcC+JEEJpREk/eYgjt+6hM9ANM//zga/XDFwXLa7px+0scCMNqFIxwgTiz1qkycykMLEuweB3AACdBKgiGUAw4+aFuU7iEDEoiAAQ7IU1hz2p8p+IABIiABgAIWWJAK6DzsEs0fgCJQbCrSpo19YtwiiUu5BUYfR0iPUBEUJ3wMBagDxZ11SPZUUCXHC9lbm+3gVqcp/uYANfAEMeP4VdnKhGUlE4Q7BLEOEZwUE6YlUsnccY9EmKEcQugtnv6nNujcIx4uoAIJ3tqciQhWnABKofriwQ/SmOYeykvRGh0bXgkiTo6S9F6cZHCEePwhAVnqqHSKqv8PLfVkqUYtScBKeSupdmY42Nsi0oLbjjRMYQq/6epDZ8uRKSrXY2AbJbLMAAc4pDQvAgsYPcvBgN5qZ8HJfU46ppAEtu5TwQPq5WD7g0QtFY+VM23NIsUbY+dJJI6RPdMI26EPnrA3Dj7wAX3fi524pHdq7I3HUFHSjnj0oBCUsMB0KhTRPJ7DHUPz8JPgQYB5zOAErQtwRKiL4k/GSQU7AMQNXnDibBVVk4lgwBAYAN0hlYwCO2hECrAAZ7t+xx8EOMUMXICRiBxAxHDYsEYSYoAZoKAf8yDCCaobHXmscHgxNUoJDlDQFMFQxp023GpzekFJliweGthBBArRj0b/E2AG71iHRz3ljgOUIA4l8IIgNmsqeVQky6r2tarnYQojqKAE8lBvfTN7jwT0YB4EsMCcoVPneQCAAv5JR6VEtiQXzAAQvqYDEuhQCFM0IB5EcuoGgXOPLDdiBgZYSBzBJmDgxHuUDqk3YSSCilF+mX7PCa5vA7OQ4LLDHVO4hyD2qI+CGwTEbKvlU4vazI64g+D/jqOQlhkRhKRjHLXcNx8kYrsnEIEAoQDEJuaBghtIIQ6kBPVc2OGQfFD8IPoAcXDToYIb0OEG1cYtmB8MESBWVOMBjrcFKFGIHiRA4atdNgoKsYMnCPwgBZb0yAmQhRFsPQuakEIC+o1umQPG/0ALFojO+5ECDbggA5jwwoPxiLiEhHLswwGMC4ygZWCjQO0+eDAOTAGIGVAgDcyxeTrOcY8kUAEOJOCHKFBAAAFUNGDwSME8GtGPQrQ77FDC70FKYIIdoGAewCYAAFwN60/xRESGRZUC2wct8Hqa9oRrTBx1SiYLl0ADWk61qrutahRIYR1XzpQ+wFB8gshjfUduTJaD321AzIMUS1gCIXAw66Ai+b6AWfI8ImABm9Cvdau9hwki0I/w35do+zuSAYiwicx3G9z9aMQmCGACeeBIrLCWSJYLIQoEQAe6oAmaIAiCwJ0ODI8OQAeCAAyuagHsgAe8YArwIQaaIAR4oP8gBKEx9KEACiAEDDADQyAG+sgiZK7gCgCjmqALNMoORNAOiCkd4C1OhmkBPOEKNqqYfsM50gEMWoACXCAJ4KZJkoCuWMAHdgsOGIAP7sEHzEAERAATWOAJbsDX6G/rtk4J3oAEWIAF3IHKqq4EXEAI9okJjrAcpNALNUkFNKEQbkAFDoIF5qqeTOqe4CDDmIDgSkYf3GytOgADRgARRGCD7qEEGqD0UgAH0kEGREDPEsMwmIMGbqD0vm3rFAAD5mHLIA06+Iq47omuKCrm4ogJ4kELGmEE3EALqIAK1PCeygEdGIAFZo4i/DAJ8pCt/IoFTqAHUIAUsNDXCEEK7in/EDGADCSA4fSBBEoKD7VA60aADIBABOzqHups+nbABKSgAUAguIxvR4qjBKSAAFSNDoDN14Zv/7bFHQrrjFhpNGZqKWpvHrtmtWzMTEpJ0ebBHAHh9HrgAW4gAlKuAV5NVALs8+QhCOIAs+Qiy+YhBR7ACIygB2ZgEpZgBJAgBZ5AvYTqJAKDuXpgEsKvR5hLA25AFI4iIcqsEXaAAkiirJgKSk5gBtRvBiTyAXZAy+4vAjQgyP4DOPDuBt5h44IryzZBAB1QBFvwCGJu7tKhAK4AqxZAB5rgCq4ADBpwnbrgASNREEKQnQ6wBVtQq+YuwBrQDlowCA5QKdXSDsAA/2yqrAZ0YJ0MMAhEMAYO4ME0oh0OwA4o4C9doAQqrMpEjAH6yqQkjASgsBWpAAI6gBCALwIg4QbIQAkEcQSUAAvYKgMMoAd2QPy8oAQkoPHUKp+oQAJOMwMcoB3QDs3SAQpdYAhQEw+HYK0ywAfA7EeSoDZb8QwEERlnMU7kIQ/SjxJMACsfsRVVM7nSARHTT9UiIAUgoTKVIPMALWA60wM6gTepwLnuiQoyAJjaQR4YQAvcYBkaQQvqCTVd0RXRIQP4AAwnQvHs0J52Cx3eABJKD/wA4B/tbASyAApIigqgQOuUQAKYSsTsqT3t6Q3IYAS+4QzYDhPGkzgL4QESgP84/kEfDMAIdmAoowQw4K/0Vq0/HyAFIgAQIoAgCyYdXKqaVEhm0sigYIkebRRn2oEdAOMeywQwKAAAui0Clk5gHEQFHkAKSsBW5jMiqOwAhkcd28EhAW0igNAIACELTkEUDOAnuG8kHGLZTsHZbsQdLEAgl+5oGO6drG1yqGTbACEFaMB2iIYGdmAeCoHacuT7nEwjLI8cosAJFqAGFiAGQiAIYqCi5lOYHDAGdKAEQ8AOCDUEQkAHJJAHgCgwpgAq13IBgoBTJTUIqmox2sEcCLULpBKr7MAFseoAFA4wzEFTIRUMVnABDBAvy25AwMAA/lIFXqAEajEnIGLWRID/CWvzzdTwEd8MBxAgC+hgHnZABdThD1qRrYAAAQDgDahgCHBAEsDvyaagBNgKDtYKDqTwDtGBBNzBDTfhWXULDhgvzvoqn+CsrlhAR4UrDkARHUTAGMngDQxtV+DBFNRPCnCTnsh1CITgr4BDH+LBCFAAG6duuE6KBMxAIg2gIJYN/KRABFxACvtqt4ZgDSEiH+TLAixTCbQgFvtqZemKDSnCB9DBPtFqtyQABjAgC/IvESZCHlygA8hAPRkgDp5xBNBAAmRgIfRBCVlWFw0zCQwzzhwgHZLACEIhAoiPddohDnqgap8MctzhR1MNBXqgG9HUSDXA7yJFeBAosdAD/5G+hHluNG4txsBCDYP0gQVGFA7hIblQUOy+Sbmeqt9gDSpKaUk7Kd0srDEOYH06MrhwQMvarSAqKw5coAdOARB2gAb4QQ+GyvzyC9Tc4fvWb7o+r/PuIh3KtBCM4CgCyx3Cyhuh6jmSg6LSTbDU5kDaAf7wjxG1iDWvkCdTK7SoS4/aYdkKYSTRdN04rx0yNaN4gMHipAAa9QDBYArUaaOCQDkadQFKSyCmQAbw4bYWTpjUqQmISW0EYQFE8AG7yivvkqtqyR2kt1DXQR8EgQ/4slGvgAKxoy93VQKSYN84px0UNMNYAAzigGllIA4eAAMwoBEaQDALra1M6R7WIf8OROANYEBFLYAPnDQU64pnyFAPy+zMVEBBZxEi0kEeUHg1F0MfcHENA8Nk6QASgKC4SMANCwEFGuAIJOIAKFc5fYDK4mIdpOBhrbYE2owB2MoBOo7yvu8Q8mCfIgK3WEAGFg8861UhniAF+tECqIAB3IrsBILKIOIcUEG32IoE8kseTHYE8EALvMC2lDCMfeAxLA8QAMAFQu4jHSLE7IkE8CjoDiIBjKBbCwLnRNcCoot+KsL8ILk5ToAICgEQTIEekOYiVFhSQMSwtiuJXGh5xkZuSfla5gL3RE1MgAMMNCD9CGBvo8M3oOzzTCs6ym/eviW/Qish2gEfhCLIAnb/yy72HsCgJ9bhcfvhEDQgCDryyuCyHahsyVBgJAfkdgNrwRLHAggAEM504/5nLsQqIfpCHsqPlzsJwLx0Jt8Ulm/nHuIgEjZxddFUl5/jIBoW/ASAD8TwILIsFNrNqdLXAZ/3lASiAQ+Qey+KVkFgDc4hUwt1OZyJlEwJMIbpCrKX4dzBHNTXDvLyHpqyAREwVEFMetvJlMxSB2RQHjbCIWLgLymAc5vkW+3pXM9BHuopZO3qHVIRAzrAB6ZgHaKw8QRumeQhDnAAEjCAEMRP8dRQFsEQIdRBCifMDfvhBuihntrqy9xBCREWEzZOHcxgYtvm/CghFB7gCdTwDQBg/xN7IA4Ehh1GqvFYYDrm4PJ4eGbCEMOMy7TSYcmOd6nbARUKDDCGCw5QqiHi5AXMjADybMKKw5z5cjfLwQsJLi4swEDfIDFkTcREwAc46SDmgADYzQD6zwYV9K/il36k2dkaQyD8mrXreePCTDqMGAU2IQX2lj98C1TYMaBgxjQSiTVaBaFKubhnhZnqJ5VV2XUUe2AL0gcfGXHrubXDjpdbOyMeg2c8Cmw6aXHZB5ghF9LAYCh8gAmsEBAoQQP4YaCeiX4w4ksPWUypWy7CWZcNInVXlzpALXCXC0gWhzFUDzskYtvwDx4OQh6KsLbnoZv3O3YF5rUtgJMSQ93Ikf/LDiJ9F6ALwEC6BPUAS6t5O3V1Lsp80ybkAgzeiuqi7ABUSaYBN2qO+/iiUJoH3qodpNdQd+3Ackx9mwAMVjqwK6VeJcMgksAMXCA4mSCB5boEHmDrkDHH0jA4q/k1cYAMMMANnozQyuHIo5bs2sELFo8a3fDM6GGtGAAc4oYvXQAAjvEJSkayvVDmFiECTqEHDKAcNLgRNi/QPssdWGAc8uGzDeKeHc0MnMmmmzgu7iJjnU1CeEa4EsCk5Mwg3JAOUiBlNaxv22EdGgAFPnS3qNEJHxkeTkEBMpMWB02yw1OlpPQEJKSUjErEzjVg+nghFjk4DDkUlBqyhaPMePj/1aKjzpw7wIlyWCyYXa6pRIzCxZzIuJ1dVh4DlfFRH9oBDPKAEvSYtKHXxOINIgzgAfQOEDw99VzHIEqgA1CAh48A/h62H1AAAOBBHeVBAwhB8E6AvhPiR5vtHTRrKBgySiHXACpLNIbKCvvBAwRgc3flR+ABAJ7z3Z/gdEOXycIPMXjvBghhPwnACBIgrNYN+PqBH7nsHkr4We/hHcjxWRF7gywv7SI+YCiACNIPEE7hBizguflDRGeg2XCAqiLiCBog41fXIHqRANr9IU0gSe9BHTq9H7qNFILv1ylcmE/ACA4hBzjgAzzgCVaHl89yA1XQos/pHmqgALYybaJr/64F4QBAkO2n8grsQB0WbH6DoLSMTsaDgAcUIh1qIAMXYFfiF7cKgJ30PjgqAtb/LS/0AZDPVUeBuLiG2AkIYAQwAAvsCojXap8em9PpYAQUgPIbgQ5IAQkAYDSlgBBOoQEMAN0pXxHgoDVx4BGFAG7mk2dtVglewCAOgAQYzwsjggVS9wFc4AWQGgMAYOrize4QzqPQjgD8oQfzwWCp0V7VAd3L0en7gRTmoQOGIAnyoBEwIAKwoA+qsxCIwAXQjgw04KQcILoqAhHHfViXMzgkfwswAAruGGmhMJ+E2h0ADyAKzXBxokeEefNQAHgCJkm5cj7i9ZhHwIK7Iw1Q9P/byLEfCgIR+gHaONJjhxLt7qVceU/FDRQNUKqcuVKeiQiFABhwdy+dO59AfwoNSnSo0aJIjyotKi9evARPoyYoMdXpVHkDBuzTqnXrv69gw4odS7as2bNo06pdy7at27dw48qdS7eu3bt40bprxzffv3t5A59N8GAToZgplx5tF8cIipIcAc0DQIHmuowwpRAoWRKFqHj/0rncROBdYqD/4BGYR+TET3xU9ciYqXqyATBO16lcRKCfJhpx4nlpl6AHikKRC6HoEO+eyuIULdCEl6IRKY50RO5Q4RwHgU0dOc440c5lvxsq2lEA0I+S9K8z12lA0YhIAr4lGoTsl73/H6l5D5wAFE0EtnPCDI2YAk87+jAhzz3ulCAKCsuVoE4HKMzTj4Ya9hNKDwncc9ljm0DmUQNHuFMbAB2kQAcdOXDwwQdKaADGTOmkU4AOQcTgnAwFXBEEGOm0Y84CISzghXN7TVEAkiE0IWUTUYYwpE/tuCMIkkPy5eUBOizQpUr67GjHAmAUkGYBbO4YQgg8FEgUS3QWaGedP7VTQjlwkMCTPCKUIwIm7lhgzwhKvMFCO/LEAQccDgyVkjoN9DPCpRiMRAoSCEgAB4YoEAHAPHSMgAEMerywAyA7LCKCC4Py0U6R+qzzgiQYkJFePvIkwKcP+fRUKCXz9GDAAxhg/6DEHHz51NNMQzF5jwW96QQhlomIMIQQhPo0IiCFALLJpqbC8AIVfWQxghtkJDuPQAZQcEM/BGAxRAY+sDPniDtYUM4QffpAwsBJkCABGSMsc4p0zqWUxBBmuAAwA1gQIlADpiDXT4mFEKBBAlT0KZFyJrTjQ0YjaTpSBARoBK5/2cGkW4HuqKAJTEwklc7IoZw0q2I6Ay100ET/tA5U8ZTglNJORcX0PVxttc/U+whm9dVYZ6311lx37fXXYfl0Dl9/gV2XO/+sBwgBAug7tFD8GAcICj</text:p>
      <text:p text:style-name="Standard">to8IQJM+xH2T9GY5aCEvPUjUMDN2gIUwnuxGPEKTLTFOGEEWigD4QHBP8RRxI5/0TPajNQEEMSSbBwjwFEzM3GCfFgzs8Dp/QTwQPvWDBDhjKnpPg8EUiXUjoWHJSCKPA80cFqAN63TrwdHEQEPBRQkIA85WnSz3b5rCMFCqcY0RxNB7b3jk8YaUQIERYI8IAS4fYQD1/XKuXCDKTB45w8D4q2Q3Tt3K6QFDRY8AB9kXtQPFRADyLgrgMvoIAKtlcbArQMABoQQBTq8AFAoAda7QCTHeLkDnOYiUhG4tKSeDKFBYipCV1AoQqbYIcxNakAb4rBASDUjhK+aQE5S4mTpBQlFdqhC114U5TilKWiGfFt+nBIn/bChDhQgQEkSEIH+oEBSEjAAen/kMfDuMWSn9wjHk/ohBKUJQoVWMECOICDCDJCEYXQ4AmS6AADzHMDGiQhUAxwgErywYQkvAABGEjBC4oEKDWSYCXt6F2xGtCIEXzDAizIB52U0qwSdGAeodAeS9ghDwYISo95KgEFcGBAFMxAC6h8wRAk0IdkJesbWEgCDaRwAnmtzQIS4KJR2sEvf1HhIUOgggTKQYViQkFdyupBHHjCl2wF85d9+IayHmiCJxihN6TwgAWogA4SSGQe7knHPUqgAn8QoRAR6IACKeACCsDDgOlUQQLXpxI62a92dnLHevB3p37W6Z/+DChA6bQOq0jlKUyDylS8ELWuDKAeZouo/0QnStGKWvSidvFSO/wCGIyqpR1fMU8KcFDEt4GhEyFJgfz2khIV7MAjmjRZRuwBCAV5gaWWfAx6/PIOzlGAJemgwA4KgR724QOhTFgJPMjQD0fQIAEJSII6KDADGClBAFSJBwh6QIcs7OCnWbqHP1IwjwvmbyIVUQlP6NGDnxapSE+Y10jfOq2DqC8lexTqebhzDxqkwILpockTCECHrzqHWhZ8gnPYwQe9lqaeAyVdP+Z6jwfd4wRE2NhAdiaFDtwnrEzQQEh0spd0xKEHHWOYWtOhmo1ELhFTqMEVNHCIueUBDLtLRw0W0AV1/KgATRiTDZUEoTL1UIazmlUaFv/AIyK5g6Vp0EEIutAjE55wSOcQipN0YIfgejcEV6gSC3mgj4EK9Lxd1Ec6fAAwP6XjAE5kQER6kAUMPIAKkWzUr9ixEmfxEgcwGEEjTHCPAzjkiShjzQm0WEwSqOo8BsgWFWAFRQYMYQgvAEAjduqOXpVDCPkCCrXKSgBTnYEBJS0aYyKBOw0kgijZ+nC38pS/SISrA1QQQh4jiYMUIGEEWcCCn2bVklWRoRNwkK/bgMLLjPSLmA95CByi7AIXdECaWehYA+ipEiaQ4FXpulQWtIBbCMV1bg/wlDeNgE6LNOybBChZlvjyTfc8q2HsO43NZIaUWbl0sk9YyduOSOj/QR8lEVBhGtOikrSm6aOhVKuaRydN6Upb+tKYPsvPyNbRTIflHvpITW928ALz1smxpknHP/rSDtUAIgWKbUf42mMCfXiRL3F4QEKk4FsDsOexLOnpPGKawdjMJiWbI40jAACAG0Tgx0s4hQmCEA9+xMMCSlgCCnAwHC8pjkJSWEf+2Jw7JmMJr3uBTuSSetiDENs5dEyPOzBbCDs3LBFSCEUhOqAbzEYHz1m8ybBlMtADrQ0ePBHlNcOlUo0SRSVCTWxyR5a7ejrL1cNeHx9q0IQvECEU84jE+laiwSM4RxBBCoI6inQkK920gzsKgsn1laN7xNYTQ3quSrbLoysE/zcIQAwCD7ILlC0toAlxcg6EIMTSpZsavVCfwp76xI7K4tEB70MCEs6QgUU1Cg7couQ6cNAuJZTsACUQgRBE0AFC0GtBDIaizfoBABqkHR14L4cLuFkOCZzhFEXNYhwEdcg99q4Q8/gxGa4I9ZQYYAa4s0BJ75GPGEOKv1n6ikTogIEzUKHrLOCDOzZXXwBAAIvMNE+9AOaAfBzlMqHYwTv0zgAWpEMfS/JCOlx/j/WcIjuN8NjKf5IjJuQhCwoYASJEwMx05OcUmwAAEOAw38hvdFa3q3hyd4baiswZpFhSCVBcis8uqmRz01PBTzj69PY3/v0pKehBq2LQqkBNav8Ohain98///vv//3AxZ5JUNv6XEv/gD4S1HYUmcPZxLQ6YfVLwICeTIaRFFLzTGw8QB+lgPRFwOG/WfQvCJGAAVZgDFKpBB6SwBJeigkuABL/BD1ORAHHQAUiwBETAD+zTMML2APHgDsURCrnzD8EifnTSZBTSAOKmEtRSCCDiE5JUHvNyQQFnVyN3WVUVAaahIgQgEOSBVyqhAmQ1AwZQT3fyPhrDH0jQH/RiAZkTFErneDPwdht1Dz9YbszUE6pRCCkwB/cgCDvUBRpACZNABBSQI7MScz7iDkASXLiVDsN1U++lA9R1ALdXWlMAJiEQA85VJJhoXVSSiQtgiHn/5g5ggnSgViR8gQp4JU53whdTIA/sBn/5NAVK5F6NQgWD8nhIgAFyFClpkHbl0HWSVHM5UgIAhgFu0Da0SExr9BjjwSiBQn10NAeBIgIM8CohUw5RlBGaUBmglgRwgA5dtzsCoAShcAjI1AFDdodhxQIyYHtv1Q7vs4Yn5w58oA+JYAaPQgLpwAJLMg6Jw1VZwHUkoC/OoRpIUAh9AEUaZTOkQAB5gIs+0CzJZYQ3QA+BQgKht31Kl11g8A7zch3z0I0qcQ5FAg8RAGRQwI9DkWwpgAV9wg+OkTuIRHFts3QBCYTSERQpIUkqEVKaEApIaE8r0VOA1T6FlpSGpmJH/6NoTVMVixYikDY1AwCAVnmVWJmVlVZaG0WABShqrMId7lcCRpAQGpCEdBJaOKE96RA+GfdPPQYInXOQpjAZYFUzhSOGTCYPMRAHJcBurZYCG1EIm1AI4YICD5AAe4F2/GAAijAPV8VfjoOAdGcA3MdPXsIT8fAOHTADLWM4Q6mE7tYcP2M/R+kccXUegcYXg0UHYshLUtCBSMhkPfFn6FEkSyYppFMi4tIPWYAEHkGIOdgw8nACGvAAN7AaItFwKiERp+AeeUIbm0EZEIJyOqADArAZ4+F0YCJ0zuFBjOgTNhQEw+EO48kD4wBZZcJDztUTZkJEb5glSvEkVsIDrv8Xnc8lTkkBakcQLxQgAveACkupFOL3MEuUDk1UDlCUdVmgCLX3E+ogArmkkV6YDtkCBJCABEpgAexgYMzYBxQiCiVQWU4EB5jwAjdgQb6ERXMXGeGxMT8GAJngXoXyHQCQAhiwDG5AD2+II9niAlQ3E48XeXliiOtgBr+SBufmg0agdZ7nAJiXDpuDAY2gBSBWdRvlUq+2TWH3YO8yEvPQCOSgLpjiBijCF8/1XILwXPJgAWS1ESlAD5H0EziQkkogZMFSlN+RAm/weSJQlhGwCH2YJd9Ek8n1RaiVO0LxM99CEiLxqJCKHkLRWtSjlJY6oDpTWfWHUPOnNPfXUPX/IGlaOaqkWqqmihezIkl84JX9hzYuoYc4ICyZCiHQURFL0Q491Q+RsEwnEwooEG52olfbwReEQRHv4BwHcBO/ipaVhTRtiH7PeAQmUB3zsFlolwAqAHnzwBkbQQqAkB3V6hoUpzvzIwBv+qgpg0/DUiyf1RfmoYB7QXEaYHvWkyEReA9HgCEmwh+OGpY80YoGFwEz0AFGEAkdoAJHIEl58hMJMDwioSHZIS4EgANFgqj/xhL3QB2V+UIhYAcm8B2vOSu6xVsmp4gfNCstpyTq1XJdQF7O8V5CxIhzpiPdlSKoeC0VCS36ACUylCND8V6USKAH0ALNw05JcKlE4YdT/1eQgvdEPnBanIcI+LUXgFJMIAYtEvYGMNAI0Il2xMQAmDGbtyiN89Iq5dBNLDB3kNEIJQKpuwgAuYQJLOAON0EHAKAF7ZIFkiop8PVMXPQcuqau8WcGANMtubV5vPh5i+IcJqAuhIAFDEAoP6OlKeAvH+YD8rIRXVUSm7AJObAMmMJvapUS8uADi9IOfJAfhJBlsPYT+vAOp4AobzBk0jkPkLBNcCABD9AIhGARTLAo48oTeXI7cYZI+bCB19Mh4QEZYbk7WkoA8uN+0iuL03s0S3O9TbNo8fBo+Bdpp/q94Bu+4hsW38dR//eTQxo5SElJs4JZb5cUraadlhk+jf9TJ7ZZGe0QWoQwDydxD2agayngD9org0jTNHmgBIBABAbQDlXnUqSAAkZQAoyJAwDAvJq7EY2wETqxM2WZVoQqCoQwEqdAAABgBMd5hOImTr2TPaQ5DlmSuZKKiotwEIk5OpmlUqt2O/3qohvxVTf7T++zCSo1Pw8yZ6uWEvu0ESiQAgOrAeyhUiyVAORGromhGpsQBTRgXQvgCSEgBpPwAR7gBJSYJRoUAzwBnirHcsBFnirhQTogJUEQBFBydEFgJTOUJ6UYBC0UBDoQA9Z1AJC4sAeAJDykxQtwBX18AAC1APHyAgl0tJhqFNdSiz8BKHziAPlBCiNABi+gRxD/sg6vgg5qZI2v8hBAoGuKOgXxwIxhCwa84kQi4GApugMYGTIS+gZaYAFY8AZ5gAinsAMmoEAqQAFP8AKZkAl8wgAdgAGbDARakAL2IBAuULFZEmPM6CehcRk0nADrkATXyAAWFjJrJwIikAQOwAcjM5DMeI3l0EojgAZ9GilYYjObsAM4AGUSigO6rAVYgAORcAopkAcqsM/9rEbsHEy1x3SM0gnIBAkvcI1hpgRAwAJLlrFbCACcgMxaiwFZ0AHowEUj4x7HKxTqRq7tI0oqMMwvYAIeQAg9gAMpndIngJbzGEB4Nb04Tb13In9Io1AIpVCeOpVaMb5EXdRGXYBF/zKAncZ/oDZOZQkgJ6B0/USruga9/bSDPXgZhHA4GJsSZ0ads7JPndMOT5AChRAgR0DABAyDUAVVeYATr+ksY3Vw1/oEkEcADaACT5DSLzDM62QGD1IcbbY7vEEvJrAOFTsiv4oSezFi6oOKfrYqt+lF67FXZL2FNawnGBIBeR3TfC3MMw007fB4wReClrU7zPRtk8FXKuECvwYP4hSQkfdwqpFNAvAmQBRERUBBHiAAC5CeGaQDVxAn6XAkzUVC0qUkXuJBuB1EUdIjBdAFdkCJ6QCQPIfIVJJCLGQluJWmfGGdHYtCQCQlXbAA52An+VA5zfMCEpAEOf1PjlgCYP/nA2waD+SMCbwTu3eqRykhAz5QysBETJ8HBz1wCrlzDga2LWCLAkqAhCR63/GWAMGEzA9RTBIgAYBEBjjADsfrHP/9S8R0BsxMBhDABN6xISCSZ16wyg8BYkGRq+hBAlA2BFFW4yGD39+0HMHUd/9yZbmCBVQQKXtxDvJCCuixJ8EEB8U0YduIAjdQGTJgYZkA4jWuoFgkCIvCAmaAKzqqBQ9xZe8sAXxAIBo7Ay+ApDgACSYmKElVqJJHE9mnAZLyLHkmGjczm3dClgjxACIgTu+t039OuolGf43WNAiFFd27D/VQlUfd6I7+6BS1F3thvlZZV/RiGl5iJ88S54D/SRM2sZYlsIEZ0eCIvbA+wRuF0IAJ5xilUa8VIQ9UEQcKBYNxwA+1ngBaEAGN4AgLPBNSdBydQxUv8D+KWkRS/SxFIhGhULyMgcomcAB3WK/LujuKpD2LWjMvVVQ0lFMRYALxkBH2JiLXUzunIdUDUnDwM7FETBPzHIWBFhp7IVkjJX51JnnRoho54AGywMUtMF1dnANgLAAcVGA+l3QltAB2AAb6srNiMhxA4UFHJ90LwANesF1Clyd8EFsI/0NCJERXcAWa+LIroQ9uDHRWkiQP4sIFwhdgQLQGEDpIGy1S12D6YskMwAT6lAKXsnx5WnP/HWVJpkfO6R4Msie4/3g9Qilu+kV9tnQDL+ADcAAw/8InSp5hHA0EkCV+Ccp2yQIAcVBZHwtT/MBS+RsHZiAEtIvEqwLBBhD1VQ70QzAoiTPFX0ZMaoQFZJADL4n2JpklWnpBYBAH2sInCsoCR6AFdCOW98AC4Aj3UDS3We8DWOAGQIZjcKAFWZAFD2AAi4tXtSGGLEACGGoqHZABDkDRgk2TcN59bz5JwgIh5DeUipGrBOAPgQ7oOi1/T5lVQN00UBM1UiOqkD78xF/8eVGRILXUBfh4GyGGZPhPi/nWZx0idTIycaYSIxIKkUD9Up2vFHIS1CxsRvAERBB9pRZWSscT4mRrUiqYYrioqP8gVI0QAbzmDtaz1eBPhDSBpm7+E+8DEIBSPHGXrmC7BA/moWhwhF27exYIzOuRwGC6dvlU3AB0Q8XBe/feTXzwbsY8ABTu/Wv3T+K8BwnuQaQ5s11Bd+1q7nRxkgCNkPJCQiw4E4epRjNO6JyZToWHRgTgGbwXr0chAhZmznR3D16KeTNcnAPpbk6KQkRapBuqs93FdoIwsu2q717Xru3Oub2ZL186jEOnuJ1SIEiIIPJy5nOXb8oBHVeaxJDH4lxTd4Ly6szJgkXgnSHTTTH48N5FnKhVp2bN9G5OqqjOpRuXzoeUU4DI4Ng6E1W+m0UB57M6KYIFtznXNUDBcF3/yHxp9m4sdIPeEBEMHACuKQIAhixYWAwdCviuBSWnesQDfKQDCkAoOhz5O/Nhustb25V434/AnNPeygmnnPhgpyCr5jnOHRZu0umrQsSyqSkVdiDFo3xMU40dH5jTRKW5cuKKqqbeGsodGlLoJwUcuqIHLQAMCA0eApJyQTOrTjmOBeDaSZAS5PRL8Dj9inzrLRU0cS40mtJxgYh+AJnBAPKYNPJKK7PEcsud1kkgni/jEVPMEsRMoIQz9dlngDXb3Geff+KUc04667TzTjzz1HNPPvv0809AAxV0UEILNfRQRBNVVE+DgMvnn5UWlbTOdvSBVJ6RAAnrhCqLxMid/438e2e1dL4CZAcKIFoOPgJ4M0jAjQAhwJ+bLjKAiEJ2MIKAUzooYQp3ctIJtNToIaAQAFzYSR4NIiBnBxV0esKUFVVgSVjRykugh3myCsmAGTZJAZ6a3LkjBToY8uEiCyKAKQFs26mwH4+IMgjcjh4ggJAGShBKpxd26Padmf5ya0KIOqUJX1N400ceJuA66NxNlOptHSkI8Y/cmeIxYhMU8iCPLRrnIcIFL3aiMa21aOIrrmArlZiuoji757PgJgyWK3MWCMGORAw66KI0dGgiiJTx0umvTwMbjbPVBKyZKS2rtgmnzwDD69V0DACgkU08wIEmvE4LLNh0ttVRA/8mOGPhiAZCWfK1rijgKAULqBCCCcbMBsyHBzBQAgsH8mmLqmAFiCCUHpKIOY4eUPAvD6EOOhi1dsCdR6AnAPP8c4xuquqqCEw44C22SuVVrIK404ijeu26x+C54A4FWqGF9bwdCkyQSa67dGJCAwJOpQCVdu4wBRAAzJiRgFCmfKsEIxQUgJ3QrSrkuJpGN04DeRIODa8K57YynUUI6GdTLtu3+n339VuHzDO/rH/MMe9hc/832Zz0fwAGUIADJGABDXhABM5pWDqBVAIXhbEI9GNF75AHW2gijycQQQPPKQFzOgIP/eSDAgKLwAZ1sqooQUs/moOJGSw4E4w1hwD/KBhXk0KSFyOVTHpNmckJZhClirgjIfOYhyZUUJ8TasAIJ8iJ9o6DkSH2qgQWpAAA5tGIUDRgHQL6Sj9SgrAk9UOFArpHDCMwQw88gQl2eQsKB1KkdVigByqBCKly4sNucUwebKzSE1IQFRC+RR4S0VSrLtJBQqDACCU4DV50aADQzIRGFXPBC7eSlxfWBC4jAkkdWWNBg0AGMafTyWzIoo8ChCAEMQADKFnTSK7VrH1UgZ+WqBJJAaHmHvRACiAiYIQEiO80BjDCEmEoBRScwgjxqFU7liO3BkRMlhWiAxm0UI4MrCt0OpnCOh4wAiVowQGw/CR6GBdMt9xqEysK/6QwNVkQHKivH7+EV/B0cgIjPEBZ7VAHc+axzJ3Ek304uYndxKgCI6EGbigw4j9e+KrTwMMUKchDCZjCFn+oiCFHKAiElKIar0zEYvrQHpBg446SWgB7wloOIf4ZDxG5pkT/qFAWn5Ol/fRnHngDA3nuIQ8VEEEK6qhl/IoaGnmEaUxlGtP94qEP/rGpHm9yYFWtelWsZlWrW0WUg4DTQK4GSh/8iSARUXCDHhhhBimQ3JL+8aR1omAHGsCBCWbgLpjEAVLt6BAKFjIPSjzAAvDowUTmAS2q3eUeT7gBEU3GKbLhUj86VNYlZzIS/1gAI6GKzwxMoAITEMFdO7QKCv9M2g4vmCACm4jADN5B2BlGoBDyWQdVKKCJQqDEBBpoAKdGSC8VqKYdX1nIKR5gBoiRSHPxmesT3lHYeXjEfT0RFwh/6oW7ECsBRNhEt3oADxMAAAWEoARWyPWqTKEgEhZogAVqO0mLafKRdBFudlvjqU/mV7iQOVor2aKZm9TAZ104gh0NrN/8HtV99kIwW3hZiH5gkQBEyOcO8LrDdqRvnoJt7zqWcwrzUWgHk6MCHEjwmdqE5B5xCNzgsqZfiRRimaqJFXDLc1+I6OMdSJHgKSZsBCJYeB4RohJGMIsCDltAKP4QqYzg4pQR1+tKIVnVh670Khr1A2QpIEIPAHD/LDpIqZIQiaeNctmVR0LEY75EzkN8xC3u9aYdmI1AksGAQ3slSV2iye9pOggfCZ71AT1YawQZYlGjJlrBqgITmsD06DPhrwRMGMAn+NemsGZa05vmdKc9zagjPSpSn75TUzAFlvVBmA5RilIJE2G2EygEEBLUciP6ochgNmU5CyHCDHIjwVV35AkIO809hjhPDfDRagLFcC7jYIRQIItK+WBsIWYd7EADdHQKCpIQIzdrWhv3Ac3R4gVNQAlah6WSFerIR1RzbG/J4wBFquL6WJ3uB0CWS7eSlR5lkFB54ZYUtPbPAwDQb6qdgAhDnjUKpPAcyhJLdUmR0ZU6yaUG/yP4HlNYwAKa0IQQdPwAHe84yBfQtjMfWOUZX/mByely3lmR4OCW4LtUfOyGa3FVDJEmakKFt3IEXQQiIAEJGMAAEVABCFp4QxKEZsd2nfNgN+milE7AEvym4x+i1pyWZz1wCeb2ASAQXaxnDYj4aNEdJSOCAXBin1hJV0tJoMAJepqlJ82D1YBQ9a3bXhMaEKBiFa/JyiyWtup560hOvF6ThKiQKKX9pkg9AQXYc+BaMeEdYLG1BGnuSynIw3CLVvSCvcTUeDCVqfcrAVTbxKb+kVr2s6d97W0/qL4wcNS3h5SwSmCSCIB7ITfohEzI2A4MAiCChSQCHW+4nwZEgP8hICDerLvVAHQaSScSEaPz38f2indlK/rwYyM2WpASaADVtybAAyiAMyEmXitNKUEeTHEKIqbABCCI/twMcgT7IyJ6CjjgWg0mMAHJ+RAvgBi3+JQ4aqweI4AZeIJ/4ZJ28KEV4Y3rKpLUOIEeWD4UAIAnABesGJua2JayIgATgLgmeyf4qiT72iSWm0FS0YmRa4IrsAM7+Dgd0IEQ6IIuiIFLajkaLEIiPELLCQkK0BdAmwdCIIA5IjYPTEETkIc/U4KGCA27KQQWSToqKIekC7pygAMyZAAWOJCYMhILoAT1iAc5a4cDVB+KyLXIIiiHqptImAhr6wcfMwKV6Ar/lkAII5AtWalC1VG3J5OXKIsWLDmS0GmwdNAHA4CuKEGBCaPASGK2pdAliUoKTkEp0tEKpnAiC/ike5jC3FLBCjopuICaxNqJV2kjf7gr4YuAG5ACOiw90tMSGDITSHM0/DkTSnu9NZkq3jtGZExGZdwqyxE1ZITFzXAZGTwwfUg5jNi5BvCBEamVroiay5qIZTLCNHTET4okPCOKraCli8guBvMkBtuLRnIZHPIUJpmLIwmKeduanSiKRGMLWMqxyrAjB3EQTpqLIiGnOoSoOmwmXWzIemyHkfPBJthBOwiCAlAMcURCjczIjGNHhLEk/XIQgyALzxkHK2mMgvAB/6QLui8sh6NLhM8oNi35pFopti1ZuRhMOczwR5fRj6F5u</text:p>
      <text:p text:style-name="Standard">9ZwOTxrn83YSYLSD3PcpDpCSlmCxXYwjZ1oEp2cyVkaSgHpyV10yEaEoTBBvaZCE6aCKktzE6paRrM8S7RMS0PhjK/aPdvjwMCASxo0krzAxtpKNGNTCAJ4h1esSl1KsIRKjZTTuHeqIyYxxaIqG5zQByb4t3tMMCTkRteQt5uUSYsTrtQovY3cTI0rCLlwkGAZDMnKStLUyiyhJS4xsCmzmou4JRGJwXGMH4KKzYScwRgsyDS0I6Q8qtFMTfsiSt2sTZwMTsXiTY7kTOS0zYtIBF9sNKX6Si8YgEvbH/+1rE7rvM7rPJKMACveg0bTvLKc+DMUuAYfKMKQiKd+EIvk7E2cXLSascqXy0hyNIgFxC5uJBXNnJqgGA+BpE2jOk4AXU+stAnRCVADXc8Dzbh6nMHIYoqh2cV1zKSso8HBxDzgFMfSY8XS3FCmRFAPTVCNrInTMxPUcyoxcb1LK0vsXFEWbdHZy72WcMva49D3WRV+UQejYos/K6Hw+VAfBVGOzMmfqsANDcqukAf7vLLvpNElzdHPkUk+2Bkg/VEqNcLLZLmm8MdGCRbNUBjZfBUEU7ApHVPVZFIzbdIzTVMumZ8vWT2vrJ8SYIGxhL0BMEYXvVM8zVOs0k5nPEb/NWUSuzRCXiqiVHmUP0VTRK0aXQoJx/zThJGHPYJNhUxUSmXSvMjNSs3UJkkEESiHIRgCKvhUUR3VUAXVTy1VVD1VVQ1VVjXVVn3VVTVVU80EV43VUb1VVZXVVy2HJIhPCT1UYNVUYQ1WYkXUpCoTpbIfryyBAxgAaJhOONFTaZ1Wap2UAdE9ZBxW/YC+5pACjlI5ChCFDtCXRqAE8HHQKk1XMn0lqRxSL6VRtoBUYvMkda3XAM2Sda3XdGCCMAzVcqACgA1YWPXXWh3YIfDUVkXYgzVVhSXYhF1YT1XYhhVYgS3YhfVXKkgCk6RLe+3YfP1Yjw3ZdZ2fryQT53Q0//2RTrKM1mptWZd9WT55C0fhztsT2XRYFSysrYz7rUArN5uwWZAdUxXLx3S9oZ9iApbwxmJdWm1l2izxAXQQw3+VWqql2pasWqvNWpYUw6vdWqm92i/sWqwd26+l2iSImNAAWrUN2rVtW7YtCC9pNEjDH/zRn/55vXqAWb3d272NxRh9xqaFIeawKfdRAQDorhugoAp9W7fdyKlT05EpNsQMXKelXMuNyrsADhWTHdlRMc/9XNANXdFVMX8cXdAt3dDlXNNVsWYavct93cqNXdjVVnmg29QjUWV9qqjah6liWb79XeDF02FpS8At1r/4iyJkXOXt2EZ61yUVETBdXv/pbdzpxSSatMedbNdccjzs3d5EBDjQCF9FlUqlFN+Xk130nd30XV+HjNv7adOlyp/dxbTgrV/7zU5h6VPek15JrV7qtdcBZVIJ/VX1LWD2hVf4LJuZbE+5RM3xkcsv3Rp2HUL/reD/tWAMRk6SlTRltZ8Tnd81uV8RHuFlnIm9+Fs/vdwLXmG21VQcM2AYPmBEvTjyzWCazFEZzuEY3mEdriUvSQITtd0zuQdiLEbfJWEkTuJP44ztlFHaY1obZmEpjmIqnmIW5mGtrGIttuIt3uJEiDTcdTQw1t0iDmElPmM0zrTQId4U7mEsdmM4fmM5jmM6nmM7rmM8vuNEAwP/ErVdZCUTSgPhNB5kQrYql9Hf2+tiLl5kRW5kRn5kR45kSJ5kSa5gZ2oq53y0r0RRN6nTQv5kUB6gjHALmrW9PD5lPUZlVU5lVl5lV25lWK5jg4hbk61lOHXDOX0TXQ5lXu7lRMEJNu7OWB7mVy5mYj5mY05mZF7mZMYJPs5kD77dMeHk/amHAfBlbM5mQNkmRDZlZv5mZQ5ncB5ncS5ncj7nokKNDY5fX1TWYUzRI9ZmeZ5nOWkmFOY9dM5nc95nfe5nfv5nf1bf1HBfaFY9MqHmu6VnhVZotwjm2wNoiA7oiJ5oia5oir7odHRmMUmCGODgX4yH6CxiO11oksbm/6vs5hm1aJXGaJZeaZduaZiWY+Z8TqV605QlRv8paZ3m5dxDhVJO6WRuwHRQBzDRg/FgEog8gjDx4DA528WlZKiu5Kieaqmuaqq+akXeYJo+2dRTE3i+5p0O60K2R5SmPXAmSKV+NKemy3M4gCPghwSIA/uJA7iOhyRQDKzOa6vea73ua77+a79ezy+mH46uZU2226gaabFebCX2qnt+aGZOGHVIgD9IAHfOErc+kxLYbM4uAR9Yh88AbNEO7NEubdI+bdOO5Gdu06XW5GkG4XhmbNm2Xz796SdGZs8EA8uOg3jwAR9IAH44WzvKhwPgAX5gpM8Vn5he7pdubuZ+bv/nvhI29cr4hdN37uTYnm3t5lsYte0XPWbEOYASiINJmwJ8QJO13sekPu6jxpzohm74fm/5jm+IHlGmBsalEssUBevt7u/fPWnvlj3cxgh20AcweA7gkIcY4O22MRKTdGt+8AEm6F/UrvDUtnAMv3ANz3APZU5Jo1unuodcNmL/LvG9fZkAJ7VXJhGZagcwQO8G30fi5oEz4c8Nv3EOx3Edz3Ee33GcIOgOLuymQmyy5G8TP3JqLYiZdeLvNmaefAh8CII4uGssSQcIj9Nx8PEe33It73Iu//ItJlmDbs5GY6TdhT0kT/NpHcjH9uZijqyNs8IEMGrddGvyDpAJ8Vz/MN9zL+9zPv9zPz/Owb7vpkoCR0No3s1uNV906wy1Nq890abLA5Dyuw5J8aZruZbrzQ4f+p5vT+90UP90WH5mae5j1yZiaDVyRl/1RveqFF/ifD5vBkfqpJZrSLN1f/HVQAd0Xt91X+/1HmdTrn40NyVy2FNRVk/2tLwIh7a9Cm+HKJ9yvM7MkOimMimBI0iCeKjr4A4fUQ91cP92cQ93pj3WYMRkMEboOlV0ZW/3RG7oV/c0c3aHKZBz4TZSV4KIKdAHH4gBy/YBxxx3gSf3gS94gs9KraafMRdGEFZ1d3/4mh3lR6e9C7+JSeft0IY5AhUEMFjw9DZ4kD/4kB95/5F3pq1u56VqVmhld4hv+U475Hh/+XMuCHzY6J4rQmhHEz3w9pIneZ/veaCf7+kGYzAGyy8x9jexZpdf+idemolvcnJ2hwNY8HiYdpw8YX3o6HiY8KDv+p//eq+PaFI39TFOPTkVZKZPe09LB+zB1rVsiZs4oKDW3DrS7QS499JNmI/cjNq166MGe8AP+8Af/B6G+zVdajedWzBBevpVe8fPNL4oa9xj8v8B7MR6FQWf8hhnxbLgM3eQ8zjQRsIffcEvfdJX36oh2Uh7ToUvgZC+NMV+fNnHKmB+ekG5B0sxIGPWHegd7Elbx6iEDZs5gN+267b5deQH9uRffuUn7f8RDUYxxh91N+PZr35DhnfK9xOM+AehkHtmNhxgtOxoJhNvp7LO3mwwoWx/yYjTN333b3/4N1N3upK+z112DhPGR3br33/dZ3u3B4h/AgcSLGhwoLsSBkrca3fvnr6HESFSnBhxosSHFCtu/OfwY8OQIEeKLEnypMmUKEm6O1AiToIE8WDSjCmTSbop7fQlihmnZrwSJeTlW6nyqNGkSJcqbcr0qdOoUKdKrUr1qtWsWLdq7cr1q9ewYMeKLUv2rFmHJU4wXLlOZrwkJWQmmBuvbryg8gbs48u3776DggcTLmz4MOLEihczbuz4MeTIkidTrmyZYDt37dqh+nePsj7/eS780fMH7zTq1Krh0VuturXr2LJn065t+zSO0/QWaegk5TdwKQ00NJCSRwCOOXMWqdIAfHgeE6hz365unTZ13Kmzw+Pu/Tr48OLHky9v3vb36erPs2/v/v3q9NrXz6/ffTv++tSz71/PHf558t03X38DDshffu69c5oB8hi1Tl51yVRCXhXeldc9fgFWzz6BXfYhiCGKOCKJJZp4IoqINZROUZ5J1tA/6ciTgArv2HgjjjnquCOPNsKzIJA/ChkkkUMaWSSSRyqZJJCkwUMDa6RJCY9pC5qGw4KnvbPIO6b50+WQXZY2ppRkmlkmmmeqmSabZIr55Zc/wllal00S/xknk0vqmSefe/rZJ6B/ChoooYMOiueccNppaKGNMvqoo5FCOmSidcr5pqWZXrrpoplWquiln2oqKamHdsqpoqliCqqnb675KptRwvNEAkx4pFI6PVFYIV1z7VqXPhoKmyKxxRp7LLLJKkvsZpvl42JkEAkkkYmaNXsttu0U5Sy32na7LbjfiustueFqm85m7qCLkroh3YPuPeq609C8DjVk70fNmrvvuPyW26+462Y7MMHtCAzwvwn76y+53Ta8MMIMb/uwvhVbrHDEGWO8McTtnFMwyB1P3DDJIJt8Msopq7zyxSKzPPDB2Mb88skuczwuxS3jDDPNKpubM9DspP8j72ZDGyzv0EPfA0aEd+1qIV7xZAjYX/vUsyzWWWu9Ndddh+jQttB6XVg6Gpl9Ntppq702223PizRU9V7VNt11263R2/E+NK/efefdt9583z044YUbfjjiiSu+d+CM++344pFLPjnla/99+eN8C4555pD/3XjnjGte+eSb4w346HmPDrrpgieeNNLtruQOhFE73WuEQwnbIV9j+/478MELf+K1z342fEE9K788urBHBTv0sUe/PPU8N28w9tdrn33R3Ff/Pfjhiz8+ytubz/3M5Ku/PvvWn2/+9ujLH3/z677v/fnt03w99vLP/z/9vKc86REweulIx1t49bRfVSj/QxrqEIeQJ8EJUrCCEvxIi45HwbKRjnRvS9pUCihCEHKwg4RTXeNQqMIUAs6ELnwhDGG4whmCLoY2vOHiaDhDHbJQhzz8IQ7tBsQh9lB0LSycAUcYu0TkrmkXUuA9qCZFC1Kxila8IorSpS2xTZBe+qNe84gGlSSSMXaZ+eLJ7qdGAKKxjW5848vWuEY40rGOBJMjG/GoRj2y0Y7WyyMg+Zi+lCmxjENjmgKbaLtgSZF3WHwkJCMpScQkbTNcvOC7gnjCeIHQKYUsZCY1aTYiklKUpjylJku5QlSyMpVFVOUrYwlLFLbydLOUJS6R+MkyJjBqtrsdQ3ZnNQ9NspjG/zwmFTVTFONZ8IzW8uMdj2Y0tMTNj4IMpAChqc1tVu+a9+MmONXnTWyOs5z906Y505lNlO1SiYh04oV+qY9G+gWZ9rwnPr12zksir2z+rOXZPig7ajqlhEG8JREBqtCF3g2hLGQoRBXn0InispSspChF7WbIdkLIaU1kIIaE2aF8krSkJkWRZtyRQQum9IzhDOM000KVZ7ZRnXwMJ05z+kebnlOnPlUZT4NKTkDaUag8PVk7N/pOj8bzVyVgpLAieNKpUrWqkOkfMyvokH8qVKBlk6lVDCrDipKVhxE9K0Mx+lC0spVtan1rWWMpSrhmdG0bvau8age1pzH1Hp94IP9grCrYwRL2IJn5WDv4ObyPtHSbMNUMQblCU/YZFZs/vSw0Kxs/zHL2Wpod6mc3W1PQknacBEvqJzsqIZDipS4s+GtfqjaAwtK2tlQVWFYpCBKuotKrkfWKWD0YV7W2tbgHHS5yjWtcuiKXubS0oXObu1az4bW67XgLXyfE1LxAlXfDtC14w2vPzLCID4oVnkgaW1Rpora67SXaZMUXWst2tr6ULS1p7fvT+fIXv1/s71Gb9d4yNkS1TPVlXkrABGH2TrwOfjAWsXXe4EEvlKb06oAzfFcLUy66CVUuiCvn4emGuKvSHXF0X4jiE9fQve5NYFCaeCEK1eUAAxAphHP/rOMJDm2ZEwbeSeKLxse6WMOodWn4AExf/TKZefg1Z5O5qeQpD3V9VOapkcl43aYhGJ5Te2CDdyzmMXftaJbU4ARREtyxZrnNG17z4Vb84RLTuXByJnGd58riOzNXuHxmMVhLgl2oWSjGdfkyYKw2WzIzutHJKtpKK6gSId+3yJZ2s3qdfGWiRrnT5XsyqAfpaf1tutScBp+pzfnbksgjd9qVEFPnCeaROrrWtjZRvnKb5pTAuYMYvjSwB8xhw/15znk+dtqKjWdkq3jPzlb2c3P47GnzMNAkgTGvLETjkDaS1rf+Nrgr060f/y6JSG4fkTEdbLyem2WpXvKo4x3q/3nzT97opje+3y3qlembtKseyZaBqUC46GV3A6jHosOt8IUzhmi6xiRJeGvCX6u74gYcthCprfHPMRvZ0C5ix1348ZHLFXEkL6W1S1LgX/7So4iuGjEZLvOZC6Zi5PadCNs9vnSv2+Kf1LnJ+n1Te0dZ6P4junzzrfR+98zofPy3SD5i4Gyv1ml7mXXMaa51muf65mMzSq+ljel74asq+cLXVMKOtpPHNeR0Zvsq3S45uG982naue3RTDhKRYDtqfG2gMBG+9cFzfWJe91oZgd5N9vb8q9eCepD37dmlU160SMes0/93eTBWvvOm5rfnKQ/5e/FdkfFsajz0AVvAEv++9QvHYGLRDHFeY1yinHRzumJqdtI3K+2usxzeg89xuaOV7jQkvsmFr/w/Z9z4sdS7u0Yy6ArtikJOfe2sE+767df6mQ9HnhIV33TGG5n092i1TOQxFXlQCCZ5WQdW0hj6/m7ep5mfY/1Bf//5g1r++7/f6JFX7BgYrNFFXwVe1nGfAoqZmcVeMy2F2g0OxV3ateiDOsxFAvBDEuDECN3DFBxAXvCDTPDD+z2EVLjN8qUg8kGU85nVCjZfCragdLlVDE4b9G0VAb0TX/1djTFYAi4gED4YpDmgVjEFpbkb+QHbQ6SDDBzBXWTghDBBEjaLPpQACcKFUJSAOjhI/EX/0//lV/45Fv9VVhgG3RieIZV5IRqCWgCKUC81Va9EjQN1WxDWYY651Pct1lNEIAqq22Yw0YX4gDqIoIKZmzuwX0wkQSKwQERsBu/NzdrV4Iq9YCvJIBBRIvBZoiTOYEBtokPd4LsUUMAlWKE9jWutXof0xdXYISuGl8GEjewhTzUpD88ZWTvgA4X4gBSyHz/oAQcakD4UwISwwLuwhKVlyxeqUxnWUTLC2zKuYTMqY7NEo/y0YRKtHJfZhQFWSHfBXCt+Y221VB4KT0Eln8+lgz6sg/oZDD7EQAJsoAFthkvEQRKwwMGYID5axSh5Yg1ioitp4iX6oxEBJD9aVEEC/9roaVmB5UUMxMUCJZJfGdwqgiNFWhX2RJpuzSISNh4BpUs+JA37xUE8SGFJ1AsYUAgT3EM+yEtRkJ1kdQ81Qtkz/hc0dt4zxmRNQhlO1iJHOs9S9N3pHdjLpaL2VaRRlhQeHl6Zpd0mnWO7KI1DHEAQ0KM8SI9DTMER3ITckMRXlA1B1pVAitxB9hklfuVYnuWKgSIOltFSkSJDNtFQftdRziVJ8Y9Scs1M6Z9TmiB5CQIijmSQHUBWJoEPmKIGrmM+ztROzttMWllOhl7+LaZkPuY1BeBUMNE7FuDfcZfB9QVdfuY9ZYaPxaIeogREOGLtqc0EOmU64MNUbmDEuf/DSSYATfwEbcZEUDABOzyeVZilQ4Wlr6Fl8CGfbwon3eFSZjREPsSLQ4jj7fWkhnVUQxIaXSTBoYnUD4KmdmKRujTLXZbZ2Z2RwHiR/7FmRyIiPLIEGMSACIpkPKzDOhzB09TjRwAbZZ5hY+7cfdIf0U2mfy4d0hRMJeWeSHyVeVpaT1DdriRBUOCFjdFTdm6nhDYTt3zn1nBlCc3LuqSmLUHnhk0BLiaAHsiASpxkHChYvFhLS2Ag/MXUVhQnLAFnhxmn8oUcjNLoyBnNhv7TV7mLRjgiY3mom02dU+GO1NxYosnlhC5pFXUdaQpPPPQACvQDlVbpPEQAERgAczL/loAm4YFqxmwqGEqs54kywcRkknwGBSeFxX8OXX5yXptW2ajFKZ0+mboYAAA0QpX2AyDsKSGYAPb8QwIYAQE0wiZc6QyoQCgKabABpe041YJJUT0xKaVWkLVg5AQlQA/MA5/2Ax10KpWigCgwBAkl23N+qfOQ6UgmET5kYAnsZnJ+xAE0ZAnYY0t6xY0apIyaI47WaJ7laq8WW9K4ABFsQp96KrICAh1QggU4xDpoAAEca5/OAyCgQAeUgFpShWpRiFwYIMGlHnZWqrhKELxs0ZMGT5SiAAoAgBG0KxGkwJT2Awo0QFtkGkyiagGF6IimxIryQ60OzcfQCy/CpgDa/2ed4t+bxtF+1mTRLezBoiHSGMAM9AMBzIARiEK79kC7NoALoMsTpAAdnMIONAA8SMENzEMhRIAUrIOXMmoh6YqruaXL+eC41mzwjNu5Ao+mzgMBmIAJqguxzsMm3IAKfGQmGdRquuz0kClsmkRLNGR6bqU80Kqt9lyw1t2uEtvVTmKIAavXPpvzSCzPwsOiBmhmvEMKAAAFuMsRdAAKzMMOrC2QWqZRIFLL4U4PNpJU2SzfLqWzWGjW7GwENOtWbYYK3EAjoIAGJIIzuRRP4usUTK1IkiRJ6IMTpmd6uYQG2mpZPOw3Jaz+OSzD1pfnii6AwU07uMAMjC0B7U06qP+ABpwAkG5GAhABzwIq3T4FIGajzHKbwfUt8F7otQAu1kRpIfQs7DTEoIbCPPRAPPBoKLouZCWFvWiER/Te7Lok9mLvPbjEOyYC2aGm5fLDid5Lu0wBD9DmEfioWHxtQGZt3biv3RWX/NbvcBmQ2BIAPMRjSGxl/5ZAA6hrA7AsvhpSL1Wft/oKuHZbhAavA6NUOuzmOAbPoF6pBcjLEvpAAM+DEcQD0SRW9VrSR5ptePJmKM7u3vmoO6iLPiAN04ioPHDQ7LamE8aDOvwsAsXEv0bd3GZF6eYP6JrhD/vXZQ2xEaNPAeUvDkRPgRqFCUQACkhBW+SuUbRatlEfocX/ZZg9MBczS/8Q77JEqQVXkrqUgCioqxFMsUO8ABFEQCHI6w1YAMuKBD1E6wwYwAn0QAT0KQrMgNzGnraUgAncQARwKs/2gOzSywG8QwSMwCFYADzsABKMwBLQwQNQwEieAKFuQj9sggdYgEiuAxisw69YAAAQAp9GAAA8wVnY7/HBbyZuLT8Wnyy78saZG7EWginAg1X2LxnJgxQIMPxlq1LAWGtpo11QSBQB1t52sTPjmjIRIQVV8CPfnkMYQLESQB4cgLwAcARU6bHOwwMkskPAgx13gClIK5+mwDtsaTq8AwFwKqhS6Q6oQLMcwCIQwgiggCbMAyX/MwaYwh3A/8MNFAIp9MNBI8EpSAFduN8TPEAjHGuVRkAHxAObmi7lBbEaHrFp5RRHY7RRjZASM3FTiDEBNCsVI4VsFhpLK5CNdeYzx3SJYBUYK4vgXvCAwjMdEG1IlIDbVusMWMA7PMA3N28CfIQ5bwIBEMC6agA9EGo/zIPaoou6WEAhp4ARvMMTdAABRPU4xwsLWAAKLAESlHUKNIARREAOjAASpEAKzMMNSIE/pHWfsjNtBoUBQPQmRMADvIMJzMCUzus6bGhv1rKzwbKp2jJxLZRiGzZGGVL++sOPRp1KfAQF7MA8pMAT9HBK7xZm+koc2gXgdVtRyrRpi5tKnZkFifHgEv+NF8CzvA7wVsH2DTxBjx4uxb6DwdwDDkQrxXbCHN8DQfdDBGiA+cJDD/zxZjzBDVDsEhsMBdxAnxa3FCZEB7gxIITCHZ8RcxO3BWQSMH+z2mrG0MBDOhPtGXHFR0teY643Y0oZSMf3/RUSsVIsPAigCd4KZzdEPBjBPJxCB3c2UnSUtrE0XmhxA5+2gjfcukywzvbAKahyuxrBu3IqRVu0Q5wAERxvO5NXOzABtHKwBwu3KfTDKYjCEQApAKMAgFv0u3jEZPU3ChQ3J6nADph4gIfiZVOpZnfnPZSAf1sry7bDZQOCB+CANLWDT8/4yo5FY0cbLD851laiY1c5n23/VDtI7J5WqbE2bxww8UOsgxR0NdEq7YC9YQL7ku7obYIvuJsfxhDWdLIYL5V+6qcCAlzL8bWY8zzMgOzayz+gQnfPQMe2AzykACCkAA3Ey7OUDWwTuutSl2asQwALdkMwN8++gzvAeDrU7jyI</text:p>
      <text:p text:style-name="Standard">OPRYdfO6uAUUqhEkwbRwEjwXQg8c9UV/tEa7t1BllnzXutCBUpavLp9+KimEc6ufhJI3wDfrLwhzNjGXxO5WH6HtylD+xZs/u2MkZc7+zs5SaZ8eawosAgsczT08KxTLdvS2A27fwNoKd1cDgJYGKZ9v962oSzy8gxEAAFPzcQOkeDu8wI2Xueyw9srGTqkbdTsk/4F/MytqhuKjF7qTWzkn7qqUp9iFKXzD32/4NYTqAkIEWCzGGkEHaDw8xLCHF4WGc2pt752Zu9cL347APVE3EiW0t7xiKKdqV5CmFgKzPkReowAgEIAGrGOw4/wm6Ck472k9l3M8oztJ9Hafn8C6rMMipADQ86mxxrYPoMu4KypIGC/BQ485t3in98AbS+vXg/Mdo4V7v6msZzQcnf0P4/q75O/+Jqe1RF9IYHoh+DHvFbASEXhLe1RdeAGS/sXBtbnLD76ZOTi1b2prD80RNAAqe8ATtGR/y7O1g3MhAAIgoLe5N8J2lwQNxPPmx8MZH3QoEAAA9IAJSCkhyDY7RP93P2D+R7B2s2qoZuDAW/96xQf9ngJC5fv5qV4axC+8P0b8iB2X8P/+D2G5SBDrJqQALxfjWsb9PZR6yjaA1NhLybeXMYP23q+8Iw2+9w9G8cg5srC2AJhXYsVBJJzCKTxAHGzGklO0CsS//Ms/BRjAMMPzJhB69PR2/nds9AMEAUApLPjQd++fjwYoUDRYl66dih39bqhod+9iu3g9ChGw0A4kxnvwCITqES9dAiIdG6hw+cSlSwoUEsi7l84dTp05ee702bMdRKFBiQ41WhTpUaVJmS512hQpSKlTqVa1ehVrVq1bqz71CvVrWLBjxZYlS5RrWq1m2Z5t+9ZtXLj/c8H2tKtTZEYKMxoRgIcTZL6QF+/dWyclQj9TFpgMzvs4I2TJkSlPtpxxXbx4MTR3jpegRILPJeLdG7Dv9GnU+/61dv0admzZs2nXtn0bd27du3n39v0beHDhw4kXN277ouB2/xAed147gZF5ESyww6viBiACJmzKW9hwXdDCeXO2y0ly3gwDQXvCS9FoxgmNHCOYOMA+nbrvDY6wi5h9BxUei246CyCKDL0eErgnHiMAocSCfCQbL6PKLLzsHncy3FDDDjn80MMQQRxRxBJJPNFED8dbkcUWXXwRxhhlnPHFFFG80cYccdxRxx55HJHGIGH0kcgfizzSyCSRXNLI/5+cvMuAGQoxBYebLJPHBAL62eEFkCDC8MIwwRwTM9E6Ew20zkgDTZ7UVtunHtaem5POOu28E8889dyTT9e8bCcf5vo0biMUqLPriAZO2ZKCi94hYJ4HTshwMEAfcy+9Se0iaZMZXGjHACI28Qsjd0CKg4hQGmICIokoUmGn+Qo01brzIDUiHn0OiwCFDkqgTDkyhZWLWLqMZUqtZJVdVq1jnS0W2me/YrbZaK2V9tpssZ3rrm5/ascFUf0y79vCsNvSoifV9Zbddd21C4wzkyBNM9DM1My01dyUc9B+/f0X4IAFHlg4U00NtDmCd0ughwJ1CswAAACJwNd2KNBEu/93xLsoncIGcwcHSNWjLB0cTIFvvSgbMQWeDNMJ1D1AUJAiPHdU0OTVnhg0ohAIMdop5HlOAgnTG56ozOMKh7WMyaaVfFpEIaWemuognb4a6qyxLrJqGrfWGuyvxQ67yXbbjXIeAnBQt50SOkDBIwkdE5PupeumLLMEkvhsNM/sLcGLAfZdTeHCDT8c8cQVtw0i5QRdnLYGOzKBpwz/YcICLals5zAU5jHarnUs6MGim9Dz9MuL3Dn9hHTieGCTXtcZ7+J5+gGvnXNcrSjWjQqUSiSSTPrjIt8LAYCCx0rQwAj5XDb73W21nf4oaq2/Xlnptaeee7Gwt2r78LsfX3z/paA/e4Z5WO52PLR3aPRuu+WnO7O+1+zbM33cVA1OyP3/H4ABFOBvyAWoxw3wH3GIRCNQYKDy/OwEK5kHEeQTqkLEThMaUME7HqClAGXkdAbAS1A4NTIsRUBmM7DAOyLBK0owxCHmOVdF5IaRjfTMAhp6WIJQkhPsbOJ2ADCBCizwgAig7GfnexfZxtbErj0RilNz4hSZWEWuRXFFVNSiFbm4xRJFr10uSN+4JmSxiRDgAaIwghHUuMY1tqQx85Pjhdaht9DwjV5oCk0JmLA/fSEQkIEU5CAHhpblJGyACXjAPCDUrXbAwxT9iIAG5GExifWjH4DIZCZRQMHgQYoI/+vByD80dDoXFEaRKGgEKTRZCBQ84AEwnF06JAKI91HmhtR5WeUSlIDIPOEG8yiE7WynSRTgCnjxo1v5yEes7z0TmlJh5jSbiS1oUhOb1dQmt8CoLguqbTI4OZcmMUlOTRrTIXNUJ974ppn7xYNendGfvvYBJ34REp/51Oc+gYMTwSAskHFomEcm47ZFAUAFghHdDVCAybTNAAfy2EkIVfclTI2sY8tLQSgKcYobmCAB+2mMzXZgSwFlJCUDzSF+2mGyeSCzVPfQKDHT9gAKdGw5SjxfF3nqNCz+FKg9FaoXh/pToh61qEg9UjfZBaox/uUuzEkHScyJSauWMwIOYf/qVnWKk3jV6471Go1oACe4N6mGn2lV61rXaiqpHBCQHlMXhkbpJY+JxCfAKuA/Kmqqm4BkHIDKR8fS0TG82oVjia0cYEACFA1F5q5+vUlX27VNy5olmpldVjY5e1loXa+zofUsZykbvefF6rEhQeRrAHNXZa5zMnmLJ/78lq/BDYCtudXtbgNIFMHAVYCwJQxP+voTDDnStZRyxwPJ5ci7RAZ6juEqGJNaXR0FFbtSU6p1uevTqm0XvN0Vb2nJO0KcPIawVsoJRl7bXrvVT49n2mOabHvWevAWv/nVb8DMExjgBrC83nKvhZxUKp/89bTekgxlhXsZ0XZWsxHOyoP/R1vhtmzWwhmmcPkCPN2mGiwj6x1wg/FmpvulyTOamefg7rlfF78YxsbJieNW21sSq5OyI9bxjSsTXh9nF8hDGu+Qf3xdIRWZyEluooeZ3C4rccyvO5YyZOCrJrHaC5593NcA6oHbGH8ZzGHOTWMNWGMAThnNPFZzmpep4QxLGM7SdPOG5wyVtNAZz3XmZof5XC5yrXmOdYQn30yc4gSkw4/1bLGYGd3oL6MFoIBkM6AnXWk1IxmpQda0kjmNaSDJyNOh7rSSmlxq6Bm4z6nWSZXjqUey5sqPp7mvo2ld6/3297dm/p+pea1qX/eayXqucJwzm2djC3vCwj72susC/+xfP9vZ6UjEq+M7W9Cw4BO3XbStud1tfUL6v2em9LgtXW75iXqLmw4qukct6hq1G97sTlG0oV1vXld50ITG34pXE6dtexvgARcgiA8ZSHMfnNyTpfdWlW1ZYj+T2RF3c1caLnGL2xvjCy/vtM+Ev1aXlZ6pEfjISX7ml5XZ4AlH+MpVvuB4c1HdWJT3yz2dRZrfXN4a13nGSwtf0uSR0PSqL//+XXKjH/1fjC24pFvOcqc33eLTe7j1ol71YVcc61YXCs933nUlThvoKP54m7YcJ6SfHe3+8lKuU/50tzd93DMfW8y/i3O7y/3uefei1/nO9Xb53G9jFXqiUZN2w/8f/k7t8A/KAdl3x/v98Vq31tSzl3XLSx7zl78s5Dkf+ZxwHKwo9hvIt1x0xJ8e9bz5GUjC/b/Ov97zGtd71uiu3dnjHfe3133TYg97rgNevu1UcaLNnnrjH383UmE709/efLiXO/MXpvxWoq/56l/f+mTxfe+7DnaxBr9vQ38T8slf/tlUKNIIdP76n3/j3GOt9qDe/fzfT3/6c3/7Gcc3bVG8IMJ72fwCsPzcavnUr/3YDwHXCfu8Z/rAJ/sW8AEjEALNB/8qENpAr2/iK/wS7TQE0AORjz0YzwATkAQP8Nzsz0fir0XqjwVR0AVbMP8sUOeAz52+b/joyd8+UAf/Ue9AWE/X/KcEg9AE22sCx6IB5awIk1ACl3DZYtAJdc77xkr4NpCeCGcHrzDtzOMcRHCAZPAJv5C6YDBJVLAwxNAMXxAN0c0L11DVaBCe/mY02qQK+wcL6/DopiL9BggM95ANnYQJP6sBlVAQ/3AQw4cPD7HUMFADU6w0Yq3w7BASR65UCnCAhNASh3BMzvCK6E4T09ATOxG8+hARO8wNXW00+E01ii8SV7HbDKn1/EcUY5EPCdGZpq4QafEWc/FaRlEWp0sR9yjFhC7bzqqeWNEYbc08/ukVIecSmxETxQQUb4QTP5Eao9Eau6gXebHnwGr00GQ0tKwKAfAYxzHM/1zxB5nxGdPRGdvsFolNF98RF+NRWrQxG7cqChcx30oAFetJFcnRH2EM15ZuBNWRINfxMa7RRDQNIauRIReS9+gRIruJ1TpO30pjGFVD5P5RI12sPLhQgAwSJAtSFyMMHktSHk/yLSJSJaNHEblx0NZE/BRtI2cyvwLDBwNpJXPy8RpyQ7DLIXnyJ4OSR+pRJ6GHBk+MCt2ky0yPJpsSn9BvGRcnJKfyGeHxmlASK01SK5utKIlSXe4xrPJNngiPKZ3SLAGJAAWyC7uSLWVPKDXEqIBSLt8SKL2yLb1l/6QQy/hoAC7yj84SMPMpBPPwIwvSMKkyK+0Me7aSMRNTEP/v0i6d5BcZEaz20Z4CEzMHiSqiUnEQ8zANky6hiC5Hcy4bMjIh8y6Az9WA0SJLrywzEzYPBye2kDBtzDNv8/lGklkakzcdEyVR8zR9AiwpczQChwNjEznPbCo4M3Fw0znhLjSlqDRJkzrTMDiBsydUc772jfheMzm/8194ghIL8znLk9x08858szfXkxCx8zp1oiWDEaz6KBy9Ezzvk0/wkDkRxzz7M+540mqmU0CrUxPf0z1zQju9EcUssxjx00EL6R5oDCcNlEIzTj2jYi0ulD039AEPlEInswblS/y4TBwf1EQHRT/PUSot4zEOwj9fNBPlUv4IdEBrlAUfJmn/HkNHP/NFVfP7UCxw5tA+T5RIjSMjxrMSlS6Z2GudqIJHn/RurBIrOJRKNfTyKieZqiIv0MxJYXTK6gjo1sTaSkAGOHBIixRNg8OtPPIj/cqwKoQwYGuGYMVDv7A0341G89RG7w5HVSdOtzROp2xO69TDvora5AvFYrIf05RRnyMoJBSQCGQTyMmq0oYIaKCS1ulm0MVLD1NKqaJKQ9VK8QxLd2Yezqmc+sFSnyBTpWxTNSF5OnXHEiHwKNNMLLMDG1VXnaO/2BSABMp2+oEOhBVVM4kANMAHelB+dkcFaoXh6mpuoLTlopNF9NRa91Tu+pRBGuaqUpWcjjVZAWXE/5gVp+aIMChU0PpvvuKJ9N7kEXcVXoejI9VSgDYiFAgBANzoAQAgBVCAnCZoPXRsTj3sIlTgATThDsqwQqNtVClOVB+2YUnrvCLjhlAgX9loXwnAXzMJYKNVmQbVw0rAAgDgAT5FWuln9AxtrEZ0UePVZXmjsZAUgBiGkSwgwY7AAlIgWD2lNaYLOwChIkbsHk4gfVIAHgg11WS0DLGVaa811LS1eFTqySBCdFKgEDCJZ//BZ7ODd8oLklAmdU5WMsCu/zyuM2KyQV9WbZPvQGpzZnvgFKiDMvqrQfy1V0pgfs4lQOTnJqJEO6BqYe3NSv8EYgs3YjdvYreUYXCIMv/8Kh5EwW6NoAQ8TG9Pamn+IR9iJpQSLDjrR6zCDo/KtD7XlnRzw59uEpA2YhIO5UlKAHI3IQWOBlAJw0XZKzLmFLKmQiSYlEndgWj7gVTmRkv/1Adl1eWEsmmT12mTTExMlTomo22MwF+NZm4FY0XgVCSYNXeXlHcJox0epR/UQ0mtYneThjlI0B3i5V7aiV7ENEj3pctKV35r40/c9n8YJm4dyLjSgQIAgIEa4FdsN0f5qq6yl2stl3jPN0zQJnhZlHw9VmyVyXAn+HAp2CnMRlZY9y5uggJ2YB56RR22dIAzgoAL9oB3dJSYNEtHggA65VO0tnspZHhLECc8V/T/TPEGE21+dzg2DEZm/8deNfjA3KEEGsB2AMAAdpeINQBSVJUSeuAE7EJ7tzQepKBfNSkCoDgjGqSYrAqLPwIwmAAeAMBzZAYAnoBVdAhpz2t521h53/hr6iYdVFeX2McdjuBt+gGJfaIEOsEUiCmLnScjcJeKrbihJkaLg+JcNumqbuAFcKodmIAGyPhULZZVdxd900HQQu/nGBFtZ42HQxncVFRxCOR5kSYkFoEASIF6RaKDz+lqG2FULMAmFPkG0OUxJGIehnWTOoKWtzVYi9UjeIIfjCAUGFlYe8WXAtddKtiZLfiZLex85iN/m+oewLeVC1YTglWWCwEQFqOW/++hlrr2vHSZlx3KIxoDO2R5k85pb6P2FFjJquigV0rDEmVLZVdTdEsvlPu5V+k1gDYify0EyjaVZUICO+ZhHlKgAfxBCoKpEGJXdeb0fMXZgyO6AZ5AAxhKO2Q3AShgZDtCCmQigIFVkh7gHSxgBuw2hoy3x+AYpt1YpsvGXTDClG32QlplIg66YD14oRv6oYUpBXCAY2boBbTWh7YZo+9goxuKVOThBFRACgigEDRBAF6AAk4gPP6BYY45AlBapVn6CBrLAn1uEWfrHvzSnkq0n0v3UX31fnsgFE5ZRzNCjCYmQtohgj4YV9iriD3nARaElg5YKiLodkQBJQrjr/9DQVJC4nf9AjAEAwwQ43goYL1AJgU2gXpdGjKg2bOjOVS7yne2Axr9ljrywXeJgK/tuW0WIlLiQJxu+Z3zwbBRQBTwNkPcJgIixZdMRyCI4FPO6x4me7eRR7JwIAUo4miCUJNFD1HZ9wDManDamocLCKABSKCFmLhEIlQ24VDuIXMKgYJU6x7QZqjFaSKC1lFACQRSyx36tx9ilyf8dlwkpDD6F3afQHmklxCkAAycFWljWsBnmsBBhKnmoxDomsDE6HfAm6rHe0UiZqFb5j+A1iIuQpUBgQhAwHbTwQDSW7/NgyTEez1ygq/6N6KrBC9KQHojQAoSwQIxosrgUE3/zCQmc5W65Ze9fth/ogOHHCxKJElj+EFqPSYn3MZQTIA5jPoigHWYIaI8kPyU9Tp9Nudn7sEEIuAUTgIy/EEgFGSNy+Ozxxy0y5yrTLWR1iXII+Ad3IHI08Zmc1TKLYCUmHWwaJYAFsG1iPg7cLqlREaE/swCdltB5gY9HsCeh7CGC40i7yUJLDN+c1x+UzSQfEduJyOpgbdlIoZRyNsw9iM8fjZAIKKDX+V6OQfUb4LBSUUkksAITsFn4DIkHqUQ4oOZ2WXAc73AZ5oI3cHScTqcaolUUPx9vsRj1gHUB/tVLuJiCqEirleTU30kTAEQ4qMwcILF4dywmBR846ME/z/vyu5ITFfWEc9U0k9UC1EXgQpFwcvXPJ4guSV6kbv1alX1dgA4H5jVXG45kzah3mF5YmLIHUJF0/OCYTaBDoapH4CIUjPJ2yN4fshc4s08YhnsIm76QkoF3uP7aOYdk+rdoe69BPL9hEkqVS+oEdr5g2OIhdOjxDGCHxZpWLsZmR1ekDHxq2YLjzyjXYnu3Eu3I+23xxtGuw8EJ7xAAxLDU1jYW2teZmJoTjHCZNi5WFN1HtLJqdKGwjGCaIWpqry11l3g1tdF18t+12u01yGC3YF9bgsj6cM3iUminee+nHCncqWe2r24WzHJHtJpqkRG7DOi6xc+VcEedb4wXf8FL9xFA1fN/ecdNGavG4h7wFD0F0svfpEa4lfgvRF2wAJiAiZkQgVcYHLFmWsbxfQ3QRM+XwVCX/QpoDS4fgZgl8KZQ5HSpiVg4gleICZUgAJAoFUhfsAmnvgpPgkDbFt/nKDv4fY1PyJSwJZYv/VjggKweuTv4QXSG/X19qqnn/p9vzRKCdB98PYJQAqeQPd5n/prgrlpNURdUk3AESNb9vF3dZQDCX/pujAOgr3AV20AIl07Cjs23VCRr909he3OuUuX7mE+Cjf6HVRIsdAOFQzb5Vt4LyRIfS6I9CMArx3DeEbmEbDQ8V87gfcetpMJkmHOnTp78vzpMyjQoUL/hbqrifSo0qRMlzptCvWp1KhUp1qtivWq1qxct3rtCvar2LBkx5oti/asWqpFieZkOS+ChYdHRS5s944AIAI4IhIEtDFhznwCO1K0qGKhih2AVbC7V1hkXZXtnhAoNMNFurtwX8ac+RDyzYik6ZY+bTo16tWq6d4DEy9B7Nnxaicocfu2vk8D9vXeB3zAv+HEixs/jjy58uXMmzt/Dj269OnUq1u/jj279u3cmbdzl/Dmve7kmcfrMUkuXZV376m4MQ+FqBIhTxBx+Y4nw/XvET+0jx9I7rBHWYEGzOASDu3JI0UEKHRA30ICHcVea6xdaGGGGG6oYYekzQSiQCKG/0jiiCaWiOKJKqbI4ooutgjjizLGSOOMNtaI44065sjjjj72COSPQrLoVlsr9eCSCQzRxN578c0HmX2FEJBfT5OB1N9F9wBI5YQLhQeiTXnNM4MB30UERoOnQFhTZJRRWGScRsaZSG3xlGDnbXbueU9vfvoGXHmCDkpooYYeimiiii5aHIge/TMeo9sl0MMpcpEG0mYvMNbPDhRA5s46UqAwzwMJ6BRSaAq5099GEakzaqkJSBiSQiCJZN9J74R5DzwpIGZrR7VySKyHxhaLbGtpLbtWs8w+62y00E4rbbXUXmtttlUle2ECRhQil4ARhaSCJpt0SoE+EYlKqqmoSv84oGIVHbRurA+YIZpIm7l2Dw0pAAKAAZG5g4MpwKaKKajcHsvwh+vIBjGes+Vmpz5//laPcJJuzHHHHn8McsjZDQieeCJPdx4K6iXsLSX9IDauQP3JR19HJxjRSQkzZalCaIv1I188bap0swY6q3RefA3IM3Qckcwzj6em3VOCCUa4QKCcWs/J9dZFDgl2kGKHTfbYZpeN9tlqp8322m672HCG7ZwXSrig3aNPAqIQ8PJBt7YzM5Q2GyHFEQ+915jPOwBthNCDGw3ae3SgpFM6lEIt9WYK+aCBKCdk3XXoXq9Tm8R63rnnbUxcHNw+J78Oe+yyz067d4XlA2nty1H/WggKABgB/AM3EDBPI/3MowkFdOmzkDwa8H1SD+88IcUOKKDQwDrkMubqgEyY4HL0/lAPwPUN+EAag6QSYIQFHSjoHnyNoDCDCU9YQEQEgJS5cP9x+88hbAlQWwQcoAELiMADKjCBDCwLAKc2tx707nfB2wHxzhW1T9mqeSaAHgGkRz3rYU977lkcvQYkD/ABInrT04AIz7eQfwCoEDeQggY6YIABvacQcQGABlSAvwhsokxeE50R7yEPiOVpYrHBUwksBqjfBEp3VKyiFa+IReq0gx2UyV0Wh+OtebysHytc4RgJ0AD6fKhNPpCCy8w4xr1YACSH2cELSJMOzkVA/4z9oEM/CtGPRrzEC7Vqx4FetkK5tAMVlUnBuQCxCeP5EQWNK6Ilj4jJr71tk23rJCc/6clQgnKUoixljv7XGlslLY5jJMUK0RiP1NgKVvo71xjJ+JKFuIMigNEgZPQIyFsCwiUW8IJS8EI8MnZKBedQyRN+RUY+TrIHsXygNVNDujw5sXRLvAdvAOWberjui+QspznPCTIQJcSLX1wlHI8XgRlYoASa0w/RepBMQKAgBQ2Ih6MW05idbKkHESgEIHrHT34UiCEUmAEKIJkCeIzrHkmQQgpQ0I9NuOQBFJAH6C4J0kxmsoEkXaBJS4rSk6o0pSxdlkh3EpF2XE6ZiP+MizxrBtMCnQCfYtQnP/0ZucVtRKA7pYTx4vPTAUGkee+wXnyIcAK7lMCiGB0mATjKAtBcc6sPw43pJubV2vQpiq1Dp1nPita0Zuc7KsFdpL7YpocQhzIxFMpm/lYgeN0jH/Ea1noUoi6b7NUnSk1IQiQyLHV96SgfKllIH/tSI5pysqSsLGUva9nMYnazQUIla5a0nrkSCCdW0heF8qqThEy0J+wJyRQaG9MzCTQnfRUN6AoTWci</text:p>
      <text:p text:style-name="Standard">CRB6pk5jEtHmAAbBuimotrnGPW1ybqISdWfRJm+Lkmq6tsXLrgalq4lrPeO1nus/dqme/67+Virel5B2vecuL3vN2xbsXsgv/nEQnrtRkSijt0QkE4/vR0sh3VewFL10e1kTb0OZ0Qhtub5CL4AQr+IptfdRbs6ia0PWXuhsqbVtSqdvcaliTnO2wZj/s4RCDeMQihlt/69kRlTBpa8UqCn8bRpQT+/dC7cimgH8bAwEnAYp/2oc4FwzkIAv5YylmLhb3C10ZxzTDTN6wk72W3iirV8pUnrKVqzyWJxslVZaccZO/rOWduAM2skFdmROQBG16wcDjHLKb3wxn8gzIIyYjZ0+QFeY8g3nPel4Sif9cYkALOtCEHnSPZuwhEvF50X1mNEiySbHaJCHHZcaTDIbrmzhretOchg6T3FrORova0aMu9ZVP/41lVKs61aw+qZLluxRTy5rUIU1HIgjcxDILuMBkHcCPOw3sYAO7wXX+4qyPTWtkY7LQzDZ0s5/t7GiHEtHEAlGyr61srT0E0gHubROD22PgtFnY5C53kDsCajtje93ZbvdQWg3vVcs73vSed1JezRp269vddx4QgFNHmz0lYays05i5D45w41JmnQ/GIr/3DfF2Q3vi0q44xS9uca1Se+P45rjHXw0qSIf1TrlJQm4IDs5fJ3zlLDfnetL9xY7L/OM0n3my7F3vnON85zpv4MN/HnFSbxvXuq5Nju8UXLICquVMb7oVVbzchl/R5jWvOtWvbpqMY3zrWu8610UZdP+gi53RpDuz6XDTTeGC8zdOb7vbYRcRwxr5ilavO9bvXnWe673ne+8738WC98DbffBcJfpvY5MEPKEcYwZ/u+Mfzyio82HuTw+75cfe5697ffOa7zznY0T40At+9P+rU66/qqcy60PpbIe8619fKLYyPNSXrz3mv/x3v+s+97zHOel/L/rgb+jfu0Zd6W6zZqUTF/bMbz52JORg2t9++rav9ec9j/3ra3/iwu8+8L+/HpFrU4kVUzvrnI/+9EuH2JSvIvXfX/2R7n7+va8//VcK/vx7X/QL6SpY94R2t8EC3yRFKqd+B4iAxhFbMNdc8eeA8Lds2yeB2UeBE2hZ+6f/fxlIeHVSaQJ2OhKzeFGUgCM4gjYxe+oGgQ+ogl1jfy14fy4Igw6EgTOogXfnf7SBekY3gOG2fCTog82nEgPCgA63gkWYgkZSgUlogUrIhKdUgzQIhTZnerKBJxFzfGJVcJn2g1vIfA3RRVJXeUdohGNIWC9ohjGIhmfYFE/IhlHIccRHhUu0JzyWcuPGhXf4djF1gl/khm3oh+C1hIHYhIMoiCXSh4f4h95VY7aBemcngATYOnaIh5PIdFA3hAxGhpkohquihmnoiZ24e4mIiKNoTTdoeHPIZpSoik1HMtGHgpoIixBIiLNYiLS4daSIi6LYP1M4fl91J8nXYwa4/4rDaG4C0UzFlkW6mIvLGECf6Iyg+IxStomxGItweHing2Z0eDHEyI3mxlauGHPMKI7KuBq1aI62eI4ZR43TyI7iN2BV6ETygGmS2I31GGfqhIxEyI7rWITRCI3/6I8sRY7jSJCrYYqH11vAuHb0aI8NKWTfeIlhyI/7+H7oaJHpeJGlVJAbOZCkwYG9RTGno43AIYwOaZJAJhFRJ30TyZJjF5AACZMvmS0dyZEc6X+4tidNtDo95icn6ZPntnDtR0UU2ZIrmJEYiZRHiTY1SZPkaHoeGIAjF4Li9pNVmWAfko9015RMuYwx6ZUy+ZVpsZVjyYwAhpPXWAJJx5MMaf+VbXlOQgiOyciVZFmDSWmXSnmXQFKURHmENnZ6SnQ6fcKTJemWhRlqsSWUusOXe+mAYOmYYfmYcymZunhr3QaA2rSDrGeYm3lOC5eVErmYoRl/eEmaeUmak4mafphNaAdWVhgPI0mVnCmbDdhWiVk7oombjQmZuxmZX0mXqYmLNVZ0OMmICvkbBzabyel+dPaZ7seYuSl2pSmdpomRwPmbNdh/p9eLgTlchKmc33kyL2ebtAOdz1l7vYmevPmC12mdh8gQNxhwOXkb8riWjQee9ykynjmes8Oe/RmF1DmdAWqB5lmeY+eRxZcbUYmFyseW+OmgjPIhEbl+7vAP+gD/KexhKAVKoJaXnh2qnjnnnyEaerVCFNaYk2eXmceZMQ/Koh7DfmBYHRSaOzJKKO0por8HoDkqoNhnoz16dQs1FO4Ykt0Gmz3YokeKKOi2n8xhoUjkUXKVoRuqoe7moVX6oat2oz5KeCzgFkl0dnaClsZZVkhKpogyZ3EZowpRAidQAsZ0KFkKp6Kno3O6o10npXdqaiUAAvSUIWUHcGZXfkrnnWVKqNsxE+GxpMsREumwDgbwDvAAD/5AD/DwqI9KD5JKqZn6qJLqD5aKqZOqqZSKqZBKqqVqqqeKqqmqqqvKqq3qqq8Kq7Eqq7NKq7V6qjhQqrhKqroKqbwKD74K/6y5Kqy7Oqy2aqzHiqymGqzEyqy9Wqy/+qzL6qzNCq3UKq3VOq3Ziq3beq3dGq3FqqvhCq24Sq7jaq7liq7nqq7pyq7TKq7V+q68Kq/N6q3Jqq3zmq34iq2+aqzXuqoucADaxRM36VuMSBsh2JOFqrDkAZGJuhwR8Q9J9ASVGqoUa7EVq6mdirGPiqw44A+9+rG/GrIeu6shK7Ige7Ikq7Ifu7Ipy7Iv67Ix27IzC7M0K7M1i7M3q7M2y7M527Mp+6g4ELRDm6n0ILSYerSTmrS/+g5I27RK+7RM67RTC7VOy7RXK7RYS7RZy7Vb67VaC7ZdG7ZfK7Zl+7VDS7VSW/+1a6u2bbu0bxu1cJu2csu2dOu2cYu3c5u3dbu3Gyuql/qx/hC4gxuphCu4hYu4h6u4hsu4keq4gfu4kQu5k+u4lUu5Lzuyh4uyP2uzleuxIQu5liu6j3upjsu5Phu6n1uyQAsPTxAH+qAqPwEbS+SaYCqPDLqwubsdJtic0ZFi7RGldiG8w0u8XGa8SHG8yHu8dcG8xtu8yPu80eu80wu91Cu91Yu916u91su92du924sUMXMlMCVQqGK+f4O+wZK+JKq+tnJX6ou+8Qu/80ui8lu/9Gu/+Yu/8Jsw59u+7AvA5bu+Avy/BBzA/nvAA4zABszACyw6/kgVTCHB3kv/wc1bF1z2FNUrvfb1vR18wUsxvWuEYj/xkdxEu2gnmGs3qLrLws5BIBI6HekgA+NRF1G6UDeMwwWyIixCInRqjvDCXaZ2GtaFKdulpZ+lS7k5xLm1xHHSxCJVp6YEI1NcjphVvhqyiLmmncZXAjIAiWPawmHsu8zpsK/zLsWLxlaKnuMypeaJKdyCp7qpxvOWbyVlVxlyD/Apn2AlpsEhxn/8HEoKo0OZEzlsyFHsw1cXx7JWXW2Mm4hMcTFGSp7FW2aXoCb8mllYD4DMyctRIDCsO0OMxsM7x5GJb1oTpyfGmHF6pT3XjAYkUsSXk0y0oDzYybd8HAMyDir5it9o/8iUAcl0esTDnMoWoonBXGhyMm0AJHIh6Vt6ApvIicvT7CigXDvXNcoY3MrbrBTF7M2etchBV8pW9sDYYk2VOcsIWgKrI6j2Oc2cHFu9q5j2dMiJbM/fjM/EzJH37Gz/4zaQ1cxbLJIDAImt9863rJ+DPM/OVbzj7Jj5DNHgFc6z5tDiJX/RUni/hZbFaX7ipoUH3cmCvJKsdcPIrKP6HNEpzYz8HGKAGDYZxm0Rg412grArDNK5C5fyXDvtJbwVLZMqDdRe5si05tMKlFvNwl7ojJCz8VtF2qA3vbAjYs3kCRRnytKJjNJZHdTkeNWXRW166WTcpsUnnKKt485Qzf/CDavQ18zT3OzW3azVcT16E81kRa0tT2YWJ3aQ2mTCsGnTaE2ovFvGJ2MkXS3MWy3Xie2Hhr3MHIcjYCakOYh8WfjUgF2mQYimmHhhb73NQ+3ZdP3ZHGzXLrVnXqFk6NxtH1h+4SbNlp3W6YCoa03VSMjYeQnat019iF1hJr2U+AYjfCaktFs6Zd0bf+3aR6rWI/1unA2WoY3bz62ho30Wo2YV+GaKfE1ytRHNlX3cLeooOj3bHFbbhAjd5Q1/up11vN1ZNociZBef2Hh2fWyk3R3Y7bDLUz075Szd9+fc/W3ed7rfW0HR92Z1T0lg8K3dqUjfubtQgy0yDTPeP+z/3xO+yoqd3hFuI8JnbaJmjTPNiGUdTty94PjJEHtIm9DF3DBJ4Sv+3+UZ4FCRbYRXdggZh9ypfGc94sgdlLKd3yyG4QPK4kHe4k6ciz9uYlp6k5ZZdJnMeiKe499JGiaORQuT4miI3ldu4aJY5es1zLPLTa6ZoH1s3E/+nWeK37Ljz+qdfUMu5G3ekmre3p/9kUtumUw+XGROqN/t4CFzRC9eb24O6GzOj/sd2owKpjLdiCC+dHhOpt8hdzwuOxEI51wn6IFu6bE46c79EJXZgdiNJ0WK44x+n8oF3j3e51uee5eu6pWeiUVd6Nv25WMdcN7EOmMu6pwZhFKulWlu/+TquOq/zuqyWNvhbBqcvtTwvd23jty3s+fp1GWo3nfALu3BroLj/Oqk4ZeR9qVC0+ROruyFKXulLjsA1OvPluXnjuUh2tX6PLC1+39NlKKM9+0sWs3NTmQg5efkTO3Tzu9y7NYsbnpVWOcDDU7gNO8POiBcJO6x49LlLmj7DvH9XpH2XN5kBqaMCN/yHeoHz5lSbe8uiu/Q3moSH/Elf3vpKeRTqKByaOdKx/EkPmdnHjuRlemBZvI3T/LROafmzajECeYloOgr+vLgeai8bGyFzFp28VH5PhY9zVY9rUtMkfM4T/UP95hCvum7ptrdhrDzPfSbmdzkVL44cRd0Vf/20FfzPPImZ6Iq3zE0aK9x6Y7ucw+nAJrl76lrqffeadnR4rbxX9+WpP7xHeMTVaMJBXVQLgEA77AO6sv0XHEP52FLrLRRT+BRbg/Xcq/5dA+ckInY7njoXF9wtg74Jnk7Cw87OgErl3EumwBJZhQBUqAOBJL2PxL5SOJHdPBOL7MJBCAF9LThVS/8U89vFynoXq7Fnf6ImFb6yRn26mYA9xFNBDADPSA8EQA02SNmIu9SETRBwGMEDwAABEAqiQ9V7zX86U/8+vaMl27sF//uyd78spmSqG/G/0ABAPAyEdADnxMvAOHunooHGta1a3cvYbt0DB02hPhQYkSKEy3/VsR4UWNGjhs9ZlTYLl6PeREsIMyH8N46CykA9es348RChTVp3rSZE+dOnT15/vQZFOhQoUWJHjWaFOlSpU2ZPnUaFepUqVWPdsT6UWtWrg/dpfsaFuxYsWXJnjWbFu1atW3ZvnXrDkw8uvES2LVbom5eLwP2+fW7T/A/woUNH0acWPFixo0dP4YcWfJkypUtX8acWfNmzp0bN3TXLt+/e55NOzbwYF6/FPDkqaSZ7l5onAJtz8Z9W3du3rt99wb+W3hw4sONBwfLcGQhk/ech1UYzwiKRihElYCbPa527tu9dwf/XXx48uPNl0d/Xn169uvdtydbXP5x+vPt24b//15/frjr6CbQK54A8wKQrnsA+0uwAeo5rUEHH4QwQgknpLBCCw1DKJ2USLuwM3mkiKAQU+gBK6SF/mnnq4R06qrFrV50MUYYLxJLpB4KocQCwlSSrSHp5ilkBxr2I5K/Io80Mkkkl1SySSafdHKsGWWkckqqrrQqSyzn+q+EuwrcC0B5BkAwwX06RDNNNddks003N0sRJQ7ffMw55yjYoR8U8gBDxXvAS1Gh0AQSNCd38hEIpUAD3e05RmsKjbTQCn1Ut0DtTPQ2GVZ0lNBASXM0pNtmk/TRm9xZLoJ3akou0XvwBASFDo5ANDmVTNRpxYVgM5FXTnuFLVhgsSRWS/9ji0X2WGWTZXZZZ5ulqT5p76O2PmifxRaqde7a6z8C6zowwcDqGYBOc89FN111122MoZTamZNdw0qUR4MI5pmBgpoEfcvOV4kg4CVAQrnhnUQauiclHxpAAQUpErDghlNiBUAFhNZ5Z4dQ5pmHACmw8xMeAvA1gJ8GRtYzBQ3igTfDFTHeIcR+SiJC3x5vTS3gfpjThAYmEFKxhE5SWA0QSnqY6U/nEL7JxpJO4jenEhgGhAgDdr2nBAEAIASQQmjW17l2DJih41VpWkcKFObpoYQV/1GnAxQIMKEdFTTZZAcV4jh5tVB2eELsbAe/tnDCDzc8ccQXv6lKx63ECkr/yaNsi0sAuQ1wQAFl+KTMwOQFPXTRRyfdskFFizf0hP5JgCRZ17H1z7YSSmC6fuiAqZ9GNsFX34TSmbrhHh5A4aVNvKYbBNtz17OHBMjCwRR8pdihEZgAWW0eAChICDo8V+vnpdxlTSBFsNbphIB+SAn/+AgaOGjFu+cRf5NCCiHAAnlc3clGHKH+yTvUl4LAiY0CALDeJnbntU0QogPla8c6GDaPDqhjVycgwmpm4ALZpIhs80iBCvJBgRv04wYd0ET2rhcBDbxGcS9kXAxhOEMZ1lBx08JhtXR4Gxr2EFuJ6BZeLvetcJXpL6VDYhKVuER0RQRepSndPQwAgH4Q/+AdNBHcT+LQg+KhYAcaeIIFZhCB8OntOUeQGwoigAKV0UMU6pvHDsYYASK8Iw87WA0Lf6YQf6iPAAEzRQfgYYIZFK8QMqGJCvJURSJYgAYNuMFLUGCEOHRQgKQgRCOfQEgCNEAdYlPBDb6Wggb4oxM34BgB4NFBn6QjVQD0SShJocqahHJmBGjkHaRAND1R8k8CLITVSpSOJ5SwikOy0xOIRoQTvGoHgPijF6UAjw4QoBCAIGAWbbhNH3aTm9/0ZuIeN07IeYVy55xcWubyJb1obi8lOACZxLWPepyJiffEZz716ZkUpWQ0UBydQmxJwN8VRSHrsBdr3sGChjDkBf94nGQ8SLMOuQGias1MRzpsyTEWykMhJZAbyRYiskbgqAElCIk83mGKRlDCBCHBIMeEaRuEqi9HocEgjvLgQvPZJKahMAI/EhW8eTwgAbNZS4qWc9N+HbAkV2xHTFGQr0LJwwQByx9YYEXQ7llgZGp8KUPuYYE1etKZM4tAB7BDGjxVR63hBGdc4TpXudaVKDnE6w7tQ1e+NsU/dEnCl741xCKayS/7RGxiFbtYDDX0iaWDl8j6YUbzuQUhsMqfQlAUEpEB4gZzOCjDWPOEhbgDoYTQ03UQwhBlmpC0s5FsKB7Asgy5w6pkfEAzx6q+HXBPIQiTICHmwcyxle0GFkv/Dq7SAUxm5sSpKcAB03I1kqcNxQVE6EcEwirAyXLvd19ZGAo2QVzqNgchP/rjPIwQj+gYoWN3+MpGjeqv2463mX3Fr131m1/+Zouc/51SOtE54LKAIQ6Xa+c791LYwAyGsQ+GcIRFF6cNATR0+nBOZ3fwAu0ALR0W6JpREXaohCwHBQa5hzomOF+aCLBjNEBqaD6oyt/BwxTQfEdoSsTaEt6AtK0riQYYahuV3K0QBD3BDHC8tLAwxB1bxJ8A+IBFkIZCuz/5yivzIRSyVdEC92gdc0zws8YpEpsF9Kp6sfMqAKDgAWXrrXOm2LsUmTl/q11ta/XWXz7v1899BnRR//I6aL3uJtB9/mtd2CnYAukDQYE5rIQlPWlKr+m3qLMw6FQi2eMSRTb5+BELD0KYDraDCSagBNtYFjwUNOAI7EiuyOahCd/KLqYEiG5oJLs9Ozn5HidQDY0PeGQVLI1T6TBDJDpmgXQsLBT9oEQn1tHkhcDqBi8Q22ol2DD4/cR/ORqKIqsIj3bAygOk5VT3EkAE5lggNMosBAAMEBoBEiAPDCPAHMAiskkmQTa27LRs7KRIUtyAAgJGOIEVnnCGL9zhRSongGX0Z4qfap1ecqeAFvxowZCr0h8HecgbpKjHju4r/wgl/nINF5X8iKk5acgi7uW8CDIMBVo4QmxkLf/MylKXxs7BwchmMO8dKwTImQ0lIOJsk+RIx8p1S8cH0Yo0sTpH3AqECSlegrvwtXodrUQVSUwClHvgwCXHHQgeAfACnoSa2VHNoCqBJ7ft9fHE60BoBLIa3x6rYFANTXqnKz74QxPe8HQldOL1Wvj+nq9bQ4S8XvQxTzOJ3PKXx3xkdvXPJH6QhdrESXKS3DF41Kos7Qj6IZu5ba/HR2SHvBqrlmMKePxW1huUUk1e2Q56EGATMslVOlgPv9BIh4wwmaoLVht05okvfONrgA/Yct4ebGLsPmmHVSkRk6uRdOg7AZ7No5+OekUgAlJIBNkiOmejbnEegrdb31mZIhL/mtDvD8d/w/Wff/7vX8ARB8CJY7z9Cot1you6cCcA6QuOc7DMc8AHzDzaqDDS+ZN/cDq2OaqhkI0ECLYrWot7ECBAcJ6VYBglcLUtqzGhuy9BQS9ygy2hu5qiawczCLaTeAIPaAR585XZQCM1+rLfEYmT8RpAGBGFKCalswAVUMIlXEIXQKkPVI4bMQkUzAmjUw1ZcZsbzEHfipa5A6vkACajuoMUsKJ7kA4veoLvYbGBKCG9qRGNyhP4O7w5HMA6pENlUbw83Ks77CuySDRvEawDjAdHo7xIg8BDRERKgw3OMzl9+IcPIwA6sKKhiJMSEIUgizGyOIA8OIRTWC/h/xM/2IGO2+Ogr4iOG8G1sYAHogE+nKCAGdgEglIBKvIxnFCIOFANcCsUhdAHeLgBBXIE7hE3vcmHhmAH0WgHdrgHL1gtnRiU8jqbXAHBSOSqF9CEfji3ymIa94uARfiTsQEApXsCKSAEvQELAVCC/LE7KXgNgYokOayza4RHPqRHO7THemylANTHjsDHuSowAsmcuoiBjaO8ekrEg0RIxnKIduCD1CGdKSqERhi6hrKJRSQ/eymqDNwXd+AHsROAYxw+UVRFGLyJ2iG95JC1bMKadugjQOC1BECEIGOolqENa2O7hbQJWyKAwAEB7EpFU1yaschEsfitVFkEwtgX+f9BpYiinUg4hfxhgpCQymH0u4RIArkhgA54ANnKwGKSlQ6IgNbIyb6rkXwQt3m8x7Tsx7UcQD10S95QS7hCiz8UIi9RtHhIgngqRHtKyL70yyUCC39ySNLhrlCwmtm4FX9BqifYAfxZFcREiH+YA5ZauxQ5ghIUA+kbRRXMCZ9zwXSQrFZzGzzDxXmQFXVghwMwgRDZHovcNjVLBxaAlKUpTRpLBBApqvs6uUlxGex7pSwqMjwqBFpbLSawF5c0AMFxjvBSr3hIjnRYBALwohQghDFLkXVDAU1whFMYOsGxJXNsMncws+Pqv/L0P/NEz/NUT0CRuH10svSET+/ACQP/Y6cgAiwAYTDBOKK/5M/+VB08G0zRaTbRYg0L+LqGcocDeAIiMAjTopoUeAcMCwkK0IRCuLuGGL5XE8rbM4Cz8MzuYT5oaqGaACkUcC0n6zKS2RerChiVpIAHsAAwUAl3oNBC8AAcSAhxkxXaWq0TMAIN8AEPOz2nGTsPAzMjuJc4UgGmSQcXKJtgikGBYFFSgC6bMEtUWqMUuAOxukwUoIQ1eqtaeqbjqpFzOMv7W880jc81VdM2JbBCg1NrYctvmkuN6xJuSYDAChBCfDSD9M8/BVRzCYsJVKKsqaiuu4Ee6IEZSIEuqiCFuK5C0BNN0AAVIKQIIIV5iIQESJTw/0KBa/CBnCDF90QVIxARHLA9lgqFU8hODcCBBvCAiaEEIeMRG8ujOhpHUaqiFkKIUOoYUYCHJ6imTTgFUaCtU4sA3iGAB3iHcWyz98k5sDMxADACUTACIrgBnZmZOIMOhFjF8KEjC8jVQrA+E/AoiuTAtZGtExiUaZyHlnoH0lgIgFvS8Aw8i5nTuMzXfeWv9gQwfq0rAwQTuhjIeBhIAGECBmzAQGXYhr0QPGNEJLoHfSA/AXCJ5gsfIGGhRFCa1FiN42mfWOmBOFjILj1NaltFQPg+mzi6VfqK3pssIiAj9gEE6xG1+HCHYgIf5qkiEziYHI2k64EJ08wtIFQHKf9Qn+</text:p>
      <text:p text:style-name="Standard">eDCdyBSoF4i+XQOvbJHa57H/YKPRagAVHCuvWBCbo5iBhzjjzoopPqoHSgUPvprZu4m8nisK9ICTicrGIDWH2l27mNq7dUvLrNLyAKk/9IgiBytM4xLL502MI1XAcZC0JFIrJgB4wBgHuR1HkghBt4GIegDTB4gscd2gh4AArwqMoKSVa5Bw7llXhQNlUKCw69gzbbHTdTPtq4NJHQgBsonn44BVNogDiQnZp40XvZGRQAAH/4uu4Zi5wZWjbK3R5pCzMkidu5nlghgBmwALeRnQ8sgTxIgVC4JuTVXRa5By00BRyFDurS1EqiifozOJuIr2sETzZ1XzeF3/f/ld/vcM9xit/7DQ/6xDgEZDQB6YuCLJfDFeABhpPViliJxbOEwDAegRQpScaWcRRkVBF/yocKzkQPW61zqJFEoYmgq5p5YzI8q14OPh1RGY1dQWGEOAeggQ2wQJF3MUU/aUZvQ4sZRsEmk0bZcNp/eBddqUgJfs84uZU4+WG22Be71VskVuIbitMm5p8l3ia6HCK6GJCjkidIW1gC1uItfoyEeJcADZ2JBU5kTC6p1OGFXC1bKa1sc0Zn3MEZvoc+Uj0nw8khFt2q+0YfVk6xecMmE7heE9LkIjvFLDXFjMz4wJTaMp/aQgtW4RUpURFb3A44TuJKhmJLLhx/nZFL//4meajPMLHLAslP/eTiUjZlxaANTFMiiqyNs4AUseIUohQL6Qo9swiKs+BQoXSV6eMX6KDlntDlGu7lEe4OPMNhExHKxtExV16RuCDe5QW/uAA9TsZkarZmnsBbaqnmvvrDTwZcjluQAD7lcTblhTxg0nlm8FBfUm1kZDGLVcSXFWRn8XgKtVAWgTNi9f1A3tRnLHmPbb7mgAboq6hfrRBoGZILQdSLRbPLEmABwW2wLCbniRbgforMTDO5X2aK/iNdY4lPIo5m9DjogR7pkvambB4OkpZL0wJEBAwiK56nz6HomRZgHVPlJNKPuQo6fCnF+SUPkwZqlQ5qPtRkjv/A36MOj4TgEiqGPICEpyvWT0Ok6almWCdTXMhay44W6q0eaq726jtEaeRA6rHujm0RRJfullH2OKpma0B1rHMeHZ+OC8nCva+2667G67vuoaK2iLw+HHm4y0X7lkEEZ4lu68NGSIsuOSSi24jwa71+7MiGbKgIax6SbGwxa7wsWPs0EIUlXMQG7UQ0ZzDWtDl94sm+bNRW7dQWCr7WaNbGEsDOizi401CWPAaU6tDW7Qc8ncUuHbKeZNgW7tUmbr8O6+KGoW1Z6C5RMIRlwLXe7ejOvIZYYbiesOHGbuTO7u3e64LmbmMBbG6xUzzdi8BlQOlG78sTYt9G5+/W7vf/du/4ZmI9hG/Fyey6ZG5R9uz05m+Qc4irbu/6lu8BF/ACJ5x/NfBrkW2DBWVQjifPge7+lvAIE2LrVh0Cx/AEz/D4ztsNZ4r7PutPHmXDnvAS3ye3vWgl0vAV9/AWZ/GfeBwXV4oIsovA+ttPXmiHhmgFIXET93EmchkLBx3glusiJ/IjN/IkR/IlVxI4fXFnOSgBQbC+FW8+Hdwfx3J9UmzSlhcl93ImB/MvF/MwJ3P5hZwyR/OEAHGApGIqTtiC/Owsl/MoMmAuZ5cnx3MZz/M9n81p4fNiwVA2p/K8sPJHm/NDZ2wvZu/R+XM9d/RGV20XefSmSISBneKAjIf//zWiOEf0TleX0cZoAUXzMSf1UTf1Ukf1U3eP+0j1Vk9o5g5suyRsz+lxT7d1N0mHY0zxJIL0Se/1X+/qrPB1v8ILQMw49npucb71ZacTA1500VF1V5f2aKf2abd24JYPYCcWGof1Oz3AQudxZhf3N2kyIZcXbR92dFf3S+bHdYeKgxJvQdc456a8Wh/3e5cQiLXzdXH3dPf3fr/H3wB4p1gI/5hyRZN1ATFvysP3hu8QsFjhZ7/wgaf4f7d4PquIiw8Km1DuWO/bTE92hxd5CtH3UJ94ja/4lEf5b7Jslfc2jveWNsdvunA0Wuf0kcf5zlgIAI/ravf5awf6nxf6oP9XuHkmemw/i/ue4vHWixFX9pyHes5IZXNnl6G3+qPH+qvX+qyHi5UPabHgW0u37bwYk72M+rPnDHfZ9cXd+rbnereH+7eX+7hnOJ/o+GLnbGSHc7Tne8yo8H3/dK8XfJcf/MKnIYNnatuuT3CX6b53fMmYYIkvbcKnfMO3/MqfoVfHeztF+Dc3oqd//NBfDNGgDcBPF8y//NRH/dW/Z9PCnMHaXwF58MG9edG3/R1pKKpfl7nnfbrv/d/3/eAH/vJQ6pjnbG5Ra9C//eWnMMmXF+GH/uGP/umX/ur/+Sj39sirC3BPkOX3/saSE5OffNUnf9Y3//LPiUrXbLQOEP3/rvfa/37H723TR5fzt3/0v//87wnLCWy8FxOAGLBPIMF6+/4hTKhwIcOGDh9CjChxIsWKFi9izKhxI8eOHj+CDBmxXbtz7fL9uydy5ch77VzCfCkzJs2ZNmvivKkzJ8+dPnsC/Sk0KNGhRosiPao0KdOlTptCfSo1KtWpVqtivao1K9etXruC9epuXbyy8RIkKWFWbQK18e4RHLhv7gCWdu/izat3L9++fv8qlEkyJeCQNkm6TOfu5b3GiL9CDiv5aePKJC8Lnqw5MufNnjuD/iw6NOnRpkujPt0z3boEZ9m+dm22rZcBceUeLKx7N+/evn8D93g5XzvCwS/OdPyP/3E7VJcdP1adenpPzNEd53OXjjp36d67g/8uPjz58ebLf9WeyGxZt7NLtI0nI67AffXqHs+vfz///v4hCoaSSv89FNNLJZgAQAT9FALIKQQAsMg6jSlWoXYXWpghhhtq2CGHH3oYIogjilgiiRzeE08PgPTTYj+ANBgBERTcc6KJN9qYI4476tgjjz/6GCSQQwpZJJFHGpkkkksq2SSTTzoZJZQ3vtQafGfF5p5ZcMlVn0AEghmmmGOSqdFiJxU3YJnLwaSOFAQU0iKLm7iIghTrRIfeeZJpp2KcdLgYKApGxKOnoXsemiiiiyraKKOPkkZWe+xh2ZZrJchD31xzrf/ZqaefggpcO9udZFynLxlAxDwvzkPADD08cEMEgKDQAJ6Q4ipVO+6oOA8KABghiiiRpIACi7WWgFo8GgD7Vp5glWDBDA+ckKu1jmJ7rbbZcotrIq6BC59b7tFmG24DGBSquuuy265w7hCXpqfFUQBAixH0cMKo7sCkwgN5qPNstwPXlI6fEViAWT4GzMDiDSqwGdoiEczTQwLPdQYPAfPMUC3BH28bMsgji1zyUGBMOlul7OmjqVzuwhyzzDJrR5KAn56gaiEpvKOPYohpdw+p50hZ9JRG+0hSrxGY8FI6lamwg69SyPOZBRGc0oOzoWnMsQtHg4102GOLXTbZZ5v/nTbaa6vdtontkCVbfPGMa2kJLHzicm4z892332E+Jm+nbkZQiCn0KObSqC4txy9zJoe8GK89FELJIgjVuF0cPfhKqGOTtXP1PEZc7JnGgMxgAMmrQ866663DHh5r760s25Yuf/m37rvz3pvNpaoZ5j36uETBDv1EQHVijl8odGaCQc+cTTUHGDhO0OmUpvUCK87Y59Hp43330KlkGfQwMT6+TdsZTDnCNZXQAAoVvzUgxpldHzhiMYneAz+L5eNnn6vJ86xznXa8Y2OpYxsD3ebABkLwgRKMIAUnaEEowc127FELW9jCpdukq3ciHCEJWQI9UwnvJfLQACE4RqOX/9RMaDVzXGWGRwEiUIxVN3iHPC5EkiN0AAWEaEA8LHADY/1KBSRZxzuOOI9WSaEENOla6uLQgI31AwUp0EChlpMcJu6gcJtohIxoZL7GGOABBGDRPCKgCRowAWMl0EAK5sEifOmrhjmZXBsTZqASBHF0hdpfAjqAxVYR8Sb3UMEMFtSPNs7oHqd7UaBQp7p7HIACalxVFndgATzJJH4oqJULDAmICADgBpRcZT9u8MLYwfJ1sowlLWc5lPVYKjZYKkt8PniuvZUwmMIcpkSGIzgxKeYfvULW82hioVElwAjGClSDCjEDGlXIB/JDAaym2aJWmeAE0gxUFi0WEypKYf8HLALEGB8JAArcxHicZFGLSIGCDsTjZ3DTQAQaQYpARcBW+1OBJuwop0IUggAWkIdQ2uEnSvgRhuk4wQzaqAGGwgQedZQTJW/wBMWlqAOOpCcgFCpJApATRvMgguo2tyqVUhJZbFpHAyKAAiI0jE4o2IEqU1qIh9mylkINKlGHajJJpYw9c4tHy7q0KfwQM6pSJaYPb1ame9SrHwR4R3KCkoAeGOsUO9DAE6QVgU0AYgcqaIw7jrBNSmhRCvAwAkrTikMZvSMPUkOeBuLoEn+skQAbI0AH4GGCGRjLmnl8iQp6SgAiWAAeDbjBPOjAzdLdI4FZhOwTDksAWzmmsYX/mEcKCptOO6bAH/zy0KgOZoF8LC+zBKCDR/enUUDM4wYagEcHPHCKfqi1MfKQAgq0+gB4PCGdKbDAPdZhAAqIlGPwoIAKQMCEdDCMjDPQgAqkZcetOkaUKCBAEuNhAu6q4E3zAIAFVKCCE9yqqPI16nzrS1/vsCZc+iUX3ZgwgLz9cqoCHrAIf3dMMbmksf1IwUedNiKYgCEP8yOAP1iguHS8QBOFGFQ8UgJIY6FusaKFUQQuup0Pc8wAFdLYaANaAlIx4R2maKMJFJezJ7IUpOvQAEoVSpKcVc4EDH2OhW4cCkJVSJTzeEACesJHhCUHHqboxxCTVTwNl3hCu3Lp/z2TlVUCwKOG7ZAHRl9igY1pzSU1E6cGjoChJHQgFBW7GNzkh1si6Eui7qDi1+zr5/v+OdCA7oo7UEYplc0tAenQlEGASeBHQ9pdAUIh4P6hMeCqgEokkadJiyMYGqzxBjRwCU2NxWCZsEYKZ0WBKJJVszukoJVr3RUOUDpnkiwmHfLIQ+Hw3Jgz9+OdGNqVW1uI53YwLLdKBCmRF7ExX2OoXqS9A4kcSrlfGaEDRpgBAX7LaivXeZSEwtA9nqDKd7ZDtKlD9Wp92D8676p70UmHRoNtAJeIsqTwSNw5FXhJQQN80AEfuMBrErcr2W1SvcSdoyPt8IevyZiUJhDxTv+a1he8DSYWIAQgmLy8k6SIc3ZKRDq0OT8mz8QdCWwVDXzojmSD2Wmn2ypJKkSSxm7iYff4qkXLrDh2EHRnT2iHC4ig1Xew9Zkhb1XCUg7IPlanVxylZG7fAQYZYldVpsDBdvjlkgQ8oFXwSPcNAJECaicOY0K7GjedFdukn0nBO8B4ne3RDyK4YFTRqfVKVXzBv1cw8IAfvOALT/jDG352a1HqLsvS1NvYB+KSn7yYJh08MCHm0mrFkUNFEYrkMRRzFZKBCSjWAym6dZQNKAFsM78xAGA8aBNVFQFwkFGUvtMyNbpHqsTejnoJnYaMmegDQqHQdKgjiHydkEuIk2D/e+m8e6zZZgN8wNr2NWgTLx1tCgTAhMwt5gkpsOSF+bW0GoN9Hjv7JPq+JzrSPSdocDOABohwg42tSuftMPnoFO11mUhZiiHeACYeARpgASLgASpgBbXGWSRBuKTMwjkVQVBeBVqgfgDQYFwegWjHPyhY7QXFvsSDEcwDRD0Oqr0DJRSCxYRbrdxK0NRbx2AdH8WcS1CRAXBI+5yCCTYWIOTeDCpGCZDg+7QDRb1UBBhBHoVWT3GSiwBKi7igiDyUBfBLqqBAIxCAkA2PYgBWgzghOSFP0xHUqrRKB/gfZtzDmdFPYsTLCfRADrHIE6aVEk2f6sXXTPDZdhQcwfHh/x764Z/JQ3skWqW4RZO5TAhdYCIqYmHoHfB0SrKV2PfkTxHOQELhwL5oyG3JYKkpAWjty0mlmE34iSmMnUvw3brRhDvwnEld2rodRnNR34SkQxwYQeFAoSumQ625CElxFK2snk9YWx/tS+oBAlDtSjoA2yrxYouYlEucQPG5CB49TfO9G641hoLdSwoQgQZIQaypFTu0Q+q5IE7cYB+a4x+i4zmuTgPSDt3Qji95ScMt4jzS40rsis1M3H8IjTJJ05wRxc6FHc3lRAIVQiQ0WalFIYZQkcfAxAiKHQzOmAyuT/pFwCKwg/itl+p8CBChABHWTDxcETs1wuG4hLnNg/8nuVdKqiQFSBEwHowAsEPNxEEkqJ/FVIgaEgE8qOROsuRqOeMb0tPcfeKZFYLn6N2NrdQJsMk9vIA6bd7+yU8nrkOH4EBEMqQ6pmNWYuVW7kncvAYvXclXMpXeyGM9muVZZoR2xEs++oc76MM/IONsCSQwEkcJeF4kfggT8BOrFQpC2oqFgOIMfA2GrGIptkM5piLwnVrUyBoQfl1ARpRlMAENqJIlkR2mZUc6ZAeaYIdLuk/TXYi5bQIB5AFG4QBlCeaoZIdJwBZskYpNrIMFjF9BxoHi9I+z8MsNYo/cqYB2+OVUcohGNQIqcmVxauVxGidqWEk7guVr+BeACcT/fZQlWlJndT4ErjniI9pLipGKgWTGClGMxyVHOqwic7XgNVifQhLAcKqOhThkDbYD3zGYgfzVGuUeRWoAC2xH42yaJsiadXQnYxIAtYHAA2jV2PHb0+TISyzNa8WEOsgPcMHT7+1AIXjAE7gDiuCaZgZNB8oWpslE6d2aY7zfIKWJZunfb3YIPaBU6iDniyYnjMpoagSiWBIipTwebgyEdfJojzoE+2jgp2hW3zmO+OheY7UK0mHPP4hfP2gCPMGiEDWAOpCbxmyCRCaGn9Re4lwaM9VcO8RB2N1TwDCBCcwPuglGycmPIOXD98GQY6QfmN1DIqjaknlMMhVQTlhb/+VQYYUIjQEAgC+ynkMSQge0JKkMmztUzTF6Xar8568VjseRSok+hhDmX6aNRVQ2AA+wQyaO3w/OaKjG6KiKKlKwY+MV4lfCI274aKu26j0SB1uCiZqiwBilgAlc3WUo6hNso/WV2oL1DHbIU/Kow3aoaPMsJEwsRq+QYs1cWkmVppqhWAosG3bNwCO5KGOU6Rp5wCX+3gNYQK42BgUU1KktEmXdU6GcSRGKggaAkp6qyCZAWUy4w7aSFg4Qz+m4GNxRQA8o6RMcF/Y8AUo9qeJU5Tw8qQaiqBIRxzq8SYuoVQDRVCi4oE4wZrdyD6lqbKlu7DnWaHzk0lI53iFOp/+rmuwiNqJVdYo+fJicEMINPEAPzECxCOpLGGEWaQJ3HVYE0EEhoNxiiJetVKm/zQR5kmAN3kNVNgIKUOwO5IFk+dYpCRlx5KYpNIK8EsE7JNcNFIK8WkAckR1piQJyGVI/hILWkIQ8lN4jEcAD+ENyAYAdVluDtl5MpB8gsFQ7iNIjlRYNPMFkdSRz3QNg5VYDwMM79MDGEGuFZNV6mYAUNMAJAN88mEJhacARjVIxzprJJWSGUFQj5JYG5IERQGnHcuzpmq45nuqhZclbQCdd7OjJyq5ZwgsAySqBUIg8JBCdyMlLzYO8uitMPOOqoFU/XG05FYricGIDHIGBHGz/aron5YDgqLDoJuwADv0TIABCI/QDJXQCcKZDhZgkOf2TQq3DYizS8QAK7/rKA5iBhezYSH2hQl0XT0xOIUQA0r2ilAVZHI1gcfUDKawT3z5B+LBoizwhFBKKYOzaITxhKEoZPfUDHTRCCvTA8ewABfgm9R1Bp27Ih7pIcKUu6pLwCAuapNhNLikVppDl7LrwPALpgZGJsrIGPSjI78IICtyAFCTAmSgvDiCWP43mA1CAm5ZElIaCJ94ee0ZHYa6Yv+HADszPJqDAA6hO/JHKstzAb9FKCjRAbcofVj1ADi0tAPgD+HaoASSunGgREenhTzQooz7NqCSBNDVCBgsN/wuoAA5xbxvpVhKkwz/sKg41SBvNwFplCNzkwUZxUxwoxg1RTCMcAksp2MPAll+6aU3IgwDQbN+ZcAmD8ifL13KybsK9Be7Uwwur8gXCqgyTSfhcxjTWyL4c42GMynIo6D3EyxwPh/M9E6rpnXcyW2BWyzQaWNLdo+TU3IWgBC1Lz5feo014ESbmGgxlbPnlCbk14s88DZCir4HE8GsK0Js+j81JVGeexGueRD645h6xsyB3pyiH8jzLM+t8rC6JbFv4F3002ir78+Sl7O3qo9DMsgGhT7wpqN5tpv74cAy9zbxVs5qdjiuir/UkTjfHEHRc9P+1gxc4RgzliZHWHP84Lk+JOI8zwZ30eZ2YxfOb+hD5xASpJLT5vATx7I8MZQ5ImXS8fXQC+vQCAvVPC3VQE/VQVwg7akkHyUYJ6MPrwu4/Q7XDtQM4ZueajDPcZcjHyRANKehGA2FFA4XSKYZ6csxVOtOG7ASKAKYcd2hWy0TzOIXw0auGYF0yU3PBhLGeaYh22Bxcq9nPDBtWGHVRE/ZgG3ZhI/ZhIwkK75IGgaV/ORVdRPVkExj1uHLl4XWI/PUb/3Vgb4UAWQhiWoWGDAVIjwdgYnTGdYZiJ3Zrs/Zru3ZswzaQoMxSxQBYXsrIvm59UHZvS5XEbSBmP8VYs41PPK9ZP4WO4ApaK3f/PdPzczt3dOMEUoksopVAbUDeffj2dguTzalsmRCJgwVeYP5bqHIedKO3dKt3ep+q3DzguJTFqvI2d9O3CGXgZYeJkXR2BR2mAg3mbMt2gAP4gAt4gRP4gRc2LrnHH9ANuOxSjtYHp9T3hOsOLX83mcxSK5b3enN4ent4h28lCr93c7pHCUD2beQOhav4zAD3vMSS2oH4h8t4jNP4Hi7nbTceISqauXgJIq74j7eL5bn4LElijRv5jCP5kb+OV1LKUrkFhD8VkEs5u1iHQPuHkid5lmP5lms5UciD7UBg7dyNU8/3lJu5pyzGOFR1mXB5m3e5m8P5PFM3ucB3fB8i/1SdeZ6PSSPiN5i8+Z/HeaAD+oyz43sP4lIfgKaUuZ4zOoH8TKwGN+AMuqBT+qRbOqkGoiljCZ2zQAs3+qdfebxc+J5feqlX+qmbelaSco6HeaJHdoqDeqwfxwlFOualOqrj+q3rOlHBDS8pXJ23xaraB57LerH3xplA+pDv+rLnerMzu7WQGpgjmljKt4Qb+7XvBpCOunA/u7N7e7eDO3jIBAoXIgetcKZEtrVj+7r7RStbeX8YeLwj+LzLe73T+73be77fCPiR8qGLi52/esmy+8CLBPVsu6R/e8KH+8IrvFUMG5M3Z5NfN49vinYT/MXjBUlQ9bvzR8Mz/Md7fP/I84SGLOcg6tLITqC6Y/zKg0RA1zqBiHzMg/zMN/yHGJqvN7iWtAXeQF7ssvzPv4tm9jnM03zRy/zRg7uHMHlY4rZbyLePA33UY8RrHrytI/3VG33WbzmI9HrEV3dbuDrkEbvUk/1E1G6Qdoq+qz2+s/3au33bw/3bu439NiBs+LoKnzKKq3zZ8/11bkeyd0rcC77cD37hE/7hG37iv7ROzI4GxYeW0I0M7LZ9CHzf9300Vz3RY/3ma33nd7iIlHyq6hfA673lm75D8DnH7wfns77nu36N12jEQz7Ye/rp2z5C7Aprqr5+tH7vv/7vS3cDgqyOuwdcoLjF377ty9v/7ueH7zs/8EN/6qbDelAK5Ktq7Se/6ddcPvAB8x8H4oO/4ot/+JP/+Ju/At5DbSNcloC5sMN69ve9PmX+fzx//Uf//cco9SeVxJ9yulc+QPwTOJBgQYMHESZUuJBhQ4cPIUaUOJFiRYsXMWbUqNFdu3Pt2v27t5Fkw3b3TqZEuVJlS5YvXcaEOVNmTZo3bebEuVNnT54/fQYFOlRoUaJHjSZFulRpU6ZPnUaFOlVqVapXrWbFmm5dgnheE5QI6/VriXhn9Q3Yp5ZtvQEl4caVO5duXbt38eZ9CLJjPpF6SWoVjJXwYMOFER9WnJjxYseNIT+WHJnyZMtP3aVLdNbs/1nP8WKcDRvvHtu1+1DvA7yadWvXr2HHnpsOZDu/I2VLvLy7cm/ev30HBz5ceHHix40nRx40XeauX8uCTfI5rDzTak/n1r6de3fv33W7+</text:p>
      <text:p text:style-name="Standard">xgSN/iEy5WnR79efXv2793Hhz9fPuTMmTdz9mxWemjS11GrRzXzCCzQwAMRzKgd2mz7K8GB7mtOwggpnNDCCjG8UMMMOdzQww5B/FDEEEkc0cQSUTxRxRRZXNHFFmF8UcYYaZzRxhpxvFHHHHnc0ccegfyRtpW6Egs6sswyEi0As3vQySehjJK7jjoiD0ohg8wSyy217JLLL70ME8wxxSyTzDPNTBPNNdUEkaV1PuvsyP/P/jsNu7WkzFPPPfksaUHbrHyyJZBYOumeQwmlT1Geams0UZwWjbQ+SSmd1NJKMVXvObDKiqczsEqQ4RPT1hKwz1NRTVVVgtqp8jYoVUL0H0MdRfTRTBdFSSSUPnT01kuBxTXYYYUtlthjlZJHP09F67Sz0uxM7a1Vqa3W2gMXzAckB50ctAQTdoigEEAKCSWCGd5Zx5172Gy3zQ8puKGfHVTgcJ0GQkGhgXWQ7dfYf/0NGOCBhdv0SDmhWzJa7K5t2OGHYWsVpFefnPAIKQiYp59+ANmEXED6iUAKdX4lGDkV5L1BBQ9L6AAFfdcBVOCZTabZ5ppxvvkmOJcVTaz/T0vwgsl96oHY6KOR1ujP2rRFhY+QoETUgBk07mceAmbo4YEbIugHZnfBfrdCFXYAhF52Nrw3ApgR1Tnnt92OG+65i5OH07EQHi2etKJtMum/AQ8cIQoIL9wAF044oQQw5Gnc8cchjxzyRCBn/HHKJc988sz1oQCARjaJoIcTCEVJHxUe0EBduolDuR+Va7r35X1Lltt21m/PHffdieIZ4YN9ZmHU00odUPDjkUf6BQqWp8CA5xOPJxEwEllnHeqtr956MLLvXp51pq/+e+vBB4OJ7M3nvnr1rf9+evCvP//66eXHfh0DiPA4hXf0ua/0dUESNgGKrR0q0MS8VCAT/640YHb84t0DdRdBCE7wZgbDG3U8Ay1S4Sl5HfSgtejkqRKU4B9guAcTDsCCFKJQhUzQBxPuIQ8UxtALMjwAE7yAQhjKI4Y4lIcMashCId5QH40bIgtYKMMaymOFN1SHFCLQCALAo1Dp0NWCUAJACaYnHS/YAQLPgSF3qA1m+dgiBdF4RjWmkT6+o9MFOXMAADHsg3W0o6oyAyhuGYhdmTHgJlCgugXdp0OFSkltbAWTRAHqkDOxVUzIs0iU1KR0bXvUSg41SVqdZFeT1CQmI1m7k8TrdQmEiRVlx7ZGZRKUmWTjGmH5SlnGcip2OxhZPDOW/2zQLXf05S/z1JyJ7f+xQIaShwYiMI8ZUGBdK/kQKylAhGRybB43eAcPD7kOl6FACnGwwA1C0YhQACCB7VjHO26AgnlcTQoleAk8MjYDFySgARkDBApSoIF4hOSS5wzXuAoRASJQgJWlM8ADCACyeURAEzRgAiLbUQINpEBjgBAd6Vh5E7KBkUIrUQcDYXaSVO7roF0rBApmAA9s0nKWLWXpS10q0v1QR0kZnCNqgJlTnWIrW4HC1kji0YN56KsES+vQIBNgBBRsjKkamwcADMCSEoBUaygAWT82IUUTnECpHGMqCnqQAJbgIJ4N0ERFs2o1AFDAJRTYQdW8ujEUdIA0tVkHMhtBCqaGjHb/hjLgPK7aj0JczQLy0AnZAAE7lkyIjA2AoTlB2gCMbQxkIIsAXWMKU81mlrO3M6cuQUXTsIhqgxzc6WlRqx2+NKg8CLqH5wpBgHecpJk3AWAcjBAKQJxiBxp4ggVmYFJ6eeEe7jgCSNfmgU7AwwgEwCoAgivQReThrSHTwEPZBc9+ECBjpugAPEwwA6sWYgYYPYnrtksEC9CgATcAWSjCaqhFKCF0M7CACsJLgH0hCmWbmEcKviuFt24iBfSwIocKKC96qYRCIz2CGVO5imQCQAPwkMINCkEKVW6Ww531cIdthhKe9QyOZ9Fg31KbYhW3Jh3sqA0xC9QclJEiBU/g/1UhF3RXFDTCFO9IpFvnAd8k/CMdPnAZIAAxAxEcGGWgW6gGsNkydc7AAMKEJyDM1QB3gkQe7zBFIyhhgkmegAjrJEJUaXtX5xLAAiAhcygIAOVGsoTMQzVCPO4j5Xk8QKwKdEe8zKaCcaTEQrJTQgOOgDYpg2x/PMxMPDqQTHqB+MOVpvSl52PXu/0Mg185MXZMtWJRj5ouedQWjAkUEng2YtI58R8FNLEJAixCV2YECVkbcQMaHOqjVq1xNjVgVRQYIQkBbMcdUpBYFaxEu6eIb6LkkYdDAIIIJziUBZy71ggtyAcNSGa12+ECIpSSkZ9MxyIyVu0+0sZz/8XBhv9Oko6NKpa2jGVgKGg3RgYCIs7yyCNIEvCAe0rBgZg2uKURfvDgPHKVLWFQSpikFlJPnOIaeTjFDqSPQ2l3BwS1CYPy4Q4LRJEIfU4kP3oASCn4+7jq5LOEDvWOjE1xkK2a2tXgkRKyynq2Dnedyu6RAKFGQM4s8eMOGpECGrRjajx3Ja9aFYehL6IjmJQyCiwwkwmhLNAKHOk6mtNyQEC1oJnB9p4TkHC1K3ztbWdUodbd0UMuTFoVt/vdI9Iq2mDcQITSLtBrsi4AlsAIFhWkQJqDEhmYIJk92Ge3Z+cDCbUKnk/1+KHSQeZCmAIHzE4oOZ9+EnHjvB2wrbEWDXX/jxM8IBSUsEA+1OEy60p+kmh77Q4KMWlNQraBNiFlq2Gi77XR7h6pNEJRb4WDFPSD7KJk+/PdHn3o0yT1OaHVPxYWarxvn/sGmdi2WlsgXfWXAO/OENRPElQ4W8CKxbWQzAsR1gU2MPEngSd5XdCSoJI+uwQgr7UHSUKEDgUioM24bq0wb9viwQgWKuva4QSohmMuqnQSrLL2ChDogLI2bFCYDgCqyZRcYv6ICsIiS10u5OcIavqkbwVVsAVjxSeEKSSGxni6rwa3jzb6AtUK5OaIzpJmIo/EbbtyLo8KBZ42obyKrwTf6cvOzEL2b4ruo/KoLCaCKrayTrumcFD0/62BMiMORIESCkGuphAl4MEUmMoCKUuutEwmDiUIU8D8LsScpOBltIAHRKwBCOFrKoSU6M0F/ZAFAfEPjc6KZLBvJM4GEfHuDonvxE8Q/mEBT2EewgpEUiLgYmu2tE7mGiESEmALDw3s7uMejHAKJ6QKUwAeJAQHTEGZXOBCgu4BFmq2noCioEomjqADCKEAC4WeCCCrCMzH2uEJboDV7ksFjPEYjdEFtoz6bo4A/OH8ek0JNMALQOLrMEQYC0HbnC8QuVEQuxGN/oFJeikRyXHivs+n+m4kRG7N3kFECIXwzEXMZoIFkGnY4kEE92XyRDGerC1CFhDnojCeDCAA7/+j3X7NgEqJJuIAFl3vUWiDBeDBvZhvIF2n45ojH2gDbcyIGrXFke6B8IZKkGYi4ObBFPxhVxws5CbkHvwh3U5g777RG2UyJmOqEJmkHHFS1PSOtaBkajiGyjzpkPROW6LN5UzOUNJB6AirIyBPDxNPCltRJZRyiiQEHlKgETzgCaouUWSO+QiKJImOBWhjVibJrRAo5CRJ3srmDdPBDIiA356x+l5iJ9ZhDudB3Tbp1pKNXiREduzhAeKAXRDpFgkhFDqg2GYyMWlSMdkuHPsGp3IyMlHrT04t/BKkK+9yID0pozCPbK7Gxx7pH2axHzTB41pOCcRA8jKj/5RJM1P/4h9pDiXowbnmKmYOKQ4iYag6gGSYAJn6YZkSRVsuRp16wJ3axpVIkubAAIr2DAQ8iSx3kpKC0QMagegMi1byYQAlcZ9QAvL47d1aJYtcxxkbjjEX8zzN84wck1QGoGgk8z1zarUY0bWmSp36IQUswIEI5QCegAhUx7j2bX80DiXywa0aIZDAjvfwLdGEaR+VCQBXogrLLxWdi9/yAAzcwYwW7QaeYJCmBhBaE5PkwQQS6tcKKBIsIBFw8LU0oRBqDCXIZhMIQRS2rDa4SpCkMwmUKrbaSSUW0NdybiXEbhPohQgpgGrQLt7EZoCYdEmdtEmh9EmlNEqpdEpbRAaH/0ctBGRa4LNL7SgG0fFB0iEJZA9kUOAGeqAHZiAFdoyoWgUCNQYFeuu3ZoAQSGEeOBGAmjIPSmAlpbDK/Ef9YrMdyvBA80UTKqy95iGgNEAGAkgUl8+iiOAdnuDCGiFkTOA6UaYkv+sOOqAX5+HOQIIJGM9qCKAHKFUKAIAAG0A1PQQkPOeqCGEHHqAH0glkwmyleG+oFkq93qG5QEZlQhE9iTU9i7VY1hPFvHRZPSgztGU+D+Qe9KEd5EEAku0Cqcm6+MWK6syrLrVjwCoBMBIkWm6uGDSPVLER5CkAg64HYitI02E2N0ETpOkMsYroQDGL0gEb96of9IoAMnUluP8uA5sKBR7A2njliZyrXzOQzXjItvroSCsqsMgFYGOmI7cQBYiAajKwsgqBQ33wWI11ZEUWV2ySeCCTWVVWcBxFB8UvJdjhnABgmhb1TKUg7VarHcAAB8RrE7CKAB7gBYiLSrhiDvGt4OyvF7Nwkp6QiihPIGlAE9RJRh+gFatkQtohHjTgVr1Gv/ihlSjgAabpQAGAHmxzJTLjoBb2nlKgAeKAEGliSAZJZiMgq+5Jv/qM0JJwdkRAAzJmnfSLNKaVZAm3ZAvXbcKRPU1rZRkXaYYyTBNk91bzlJqJEKtkVpopQxMFB9thHPLB1uCuUVZSKFdi55Bwk7SFwcA0gEz/jZ/+rUokpjbkdpL+oS8GJXR/sP42ExVYt+Zoi/f05QgezpAMt3gP13iPIxyhgVS0r3Gd92GWBloNZEBtBXZfUCXSIXXHtXdTYjW3sbjCqCM5kFdkjhVrLihphV3UN+QyqUrWJfEwSTD7KCh5JaM2N49KxJn+7ZJYt8hAKg8SrbgQSX3jrkoN2EoPOIEReIEVuIEZeIGTFTsO8Xkp+FpaJXVdlkCu1nt5QouKy/1AuCVKRCfQ9k8JjYNFWO+IUEmf6YRdUZJcgkW691AqxP0yo9eCtyPhNjyR93h9uIeTdwCGpoKJuFpqTnqLyZKudHYlIx1U8UGHAt4QQ0igTpFY/2I4UUALjsB/friLgdiLJ0UGl5d4JriIzbhPGgWJCWRHbNhdTPgpHHh06TKyHgyFwfiL8fiOIcMvhJh4BIQGzziQpcRZwQ9WqEKAoJIgV6Rm7kUJ8I0JdliP83iSJbkwIthOBDmTpSR21dg8HthFyKo1lSKOW6Tb8qWvKDmVK1mVg+IfsjQ1iEaTZblbHi6DzcNYsNBqXwRnyjUfP/mXSTmYgXmYhbmYifmY41B552iWmRlbxIMnBeVmjO3SnPVZIWqVsZmVs5kpEjdamreZwbk7Hg5yf8pY2niB08N720+b2Xmb2dmVN6iMw3mec2Mo+cCWwcOYhfnGBIjB2vmf3f85oFPiklODng06N2C3k/MZmRl6RIKjoSFanyN6oiW6oin6okVEma/DPQ+6o1tjQVyMnA0Eo0naok26pFH6pFU6pVm6omVQgokmZT16pvMijfH5OwA6pwV6p3U6KQhanmk6qOdiJSrzSlr6qFc6qZF6qZW6qZn6qUfkZO+ES4W6quPCpi2znHl6q3uaq73aKPh4jEnFqskaLk4Cg7M6Hbt6rb+6rf+5m+9kHMt6rjECqw2ZrfHarfV6kuF5LcaargG7IoTypr0Dqg3bqRH7sBU7sRl7sZ/0ZGEZkAN7shvCdhUap/c6s/N6syX5ktuTqik7tBVikQi7Ozj7tDU7tYnrlaBlWrRd2/tgsrS5A7VpW7Vtmxs9u7Vfe7cxd5jSOolrO7hve7jVjqDlmrd5u6dEGriJu7mF+7kP7qclG7lFm0qg2Ukcu7G1O7u5e7u9u7vBe/JYe7qpm7IDqKgrJrzV+7vZe73du73h+5elunjKO7kn6bK9A7r127n5W5ZYG7Trm7JhcrlTrb8NfL8RPJbgGjW0NMBf27rx27QPfMITvMJ155K31MFdmzIJ3Dzi+8PfO8RBfMRFvMRvRIwVV8NFux1CusPBw8RhnMRlPMZpfMbZ+6UfU8VDO3plezss/McpPMj/pa+neh8CAgAh+QQFAwD/ACwsAAAAxQTOBIeqqqyGhoSSkpRCQkRNYHd6enx2dnRlQiqioqSbVTc2NjR2ma4oTF+oakiysrQ6Ojy+vrxkMiCenpwSFCG2trRKSkxOTkyKioyampy4fmJqamw+PjxgdI+urqxycnSWlpS6urympqRubmx+fnx6YFMqKiwuLiyOjoxaWlyCgoQiKUUyMjxWVlRPJxyXdWSJSjFGIhxmZmSrgGWlt78kHSBigpBtZGIsMjA2MjwaHiNsUkQ3GxyWrrxlZWxnamRWOixiVlQqJSbCsqQlJC4eJiSWprQWFhwmIiQiJiQ2JiRKUlygrLAeGh1qbXQeIiyqnoyuqpwiKiSytrQbGhQeIiJKQkRWTkyysqxaZmRmYlRGSkQaFhwyMCh0GsSAhKSIbmyCbkhAgmjO0PAKSmCecKAoSoDI0NS0vOy6fKDMzsDa0MBkXFzkfKjIMszIxLy0qqxEPDDAzsx2rOi2bGRERjB0YtigmpCMhpCAeoC+xMgoKAyWjoDIuLyAioiUmKDS0MyAfpDWuLyopLA4MCw2MBAeShh0fnzCvMDAxLyWjqBUVGDEuNC0wrAsLCB6amxAdKTCxshISDx2uqy4nKR0hEyeqnhAPEiGipAyOCxKQly4osR2rHBKPnymoqCkiJB0QIy4tqg4OFB2fpDQxMSWgpBMrKxecGx0bhy0vMwoCiy+qqRKSBR2ioSWoJgUdHwyHkjAtLzI2sA4OCgsdNxm5KxmcEjIyqzGouisfOSqpKDIytjAxNi01NBUTlzmMkzIyjTSopweIBTMxNi48LRIPESequgsdCDQytRodHR2hGhmyCykmrDQ0NiKfoiWnLBeWmBcXFSe0LSeiLgeyIC4onzGwsgaHAjOuOyuSHzGyIRKUjRCUlTAvLSkqJCGhGx6dGCuFkweHnTwyrQsLMjKxMgiIiQyLjQeHhzGxsTOzsweHiQiIhwmJhzKyszCwsxSVlRGRkzGysxeXmTO0szGxswaGiRGRkTCwsRiZmRiYmQaGhwyMjQmJiReXlxSUlQAAAAI/wD/CRxIsKDBgwgTKlzIsKHDhxAjSpxIsaLFixgzatwosRw/jyA/igxJcqTJkihPqkxJ8t85lxxjypxJs6bNmzhz6tzJs+DLlyxXCg1KdKjRokiPKk3KdKnTplCfSo1KdWjPq1izat3KtavXgSGniq2aEubLr2jTql3Ltq1biT//hSU7ti7du3bz4t2rty/fsm8DCx5MuHDWv36f/lMH07Djx5AjS+YaF7HlxJczY96subPdyaBDix7dtSjnxGZJq17NujXhykZPe54tuzbt27ZNut7Nu/fockeQHEEIeG25c/qS60POfLnz5tCfS49Ofbr16tiva8/Ofbv37uC/i/8PT368+fLoz6tPz369+/bw31tPfu5cOd/480Msx58fQ49y6SfggARiFVJo/CSo4IILDsHggxBGKOGEFFZo4YUYZqjhhhx26OGHIIYo4ogklmgihgAWqOKACtjj4ovwvOhijAPYo8CKOOao40TCCZeQg/wA6SBbIvUY3JFIOIgEP8F95GBIQxiZpElRIvmkSFX2eKVHWQa3ZZBSftnllFCGSaWZZVp5pppparmmm216+aaccZKJJZp3spknnHvS2aedXOIZqJ6D8lmon4cCCiahixraKKKPKjqmmIJGSimjk84pqXBVRsmkfzuGqho/+9gT46kzmiqjPfuI6uqrOx7/iBCDQLKFBHBB5uogkAru2muuCfoaLLC6/sqrsMUOeyyxyDbL7LPLRmvstMpSm+y1zkpb7bbYQmtttt96yy2444rbrbbnhosuuemWu6657MYL77zvovsgf0jAqu9jH7Woqj0VvBgwqvY8cN++CCessFcKLhnhESdGLPHEFFds8cUYZ6zxxhPyquDCILNVjgIxrlqyyfscHPLKLLeMEZNTJuiwcPwk2WOCHjmcM8Q1N9nzkj57VDPMRIs0dJNBy0x00kcDrbPSSD/ddNFCO0011FYbbTXTW0vdNc5YXz0110t7XTbYY5sdNdpfa32222vDnXXVb9Mdt91zh0323Xqr/5132mzX3XfgfAMud5U9I+7y4lghMQiqBBPsYsqMV2755QLFfGTRHkM8pefA0uygz7xy+emSpecKeuqjD8366cSavrqCsrtOu+q2g9066rfvHjvuvOsO++uzC188lsP3nrzxuSN/fO3BO9889L/7Tvz0wFe/vPTRU39999l/r/3z4StPvvXmD/2p+jIPgfn7M5XzQI2rmmxPjQqoDP/+/LvKs8OqUxKSiMUptCkpQUcAktCABDQFDutoDgwdkyLIwAkaEGoUxOAFIbjBBnbQgkarYAI/OMIQatCEHEShB1UIwgWe0IUphOEKZdjCB87QhjWUYAlpuEMc9lCHGYyhD/+DeEMgkpCIORQhEn+oxKEV0CM8658UK1IOTEBOVZIzFeWmyMUuHkRWo+kZzJoENAbFzWhIE5vQoCi1NaoRbExzYxzh2EY6ok2OdRTJHPWYRzbe0Y5Gw+Mf+ThIPwYSkG4k5CEVmUhDNvKNjPzjHh0pyT5CkpKHnOQlN6nJTlrSk4UsGsRK2D4mefGUC+EHDupXv5O1qhzr4A8qZ7k/MIrmf7wCnZvKGCSe1ayCuQLgAYclTPYNM5i/KqYyk8lMYjYTmc6MJjSnecxqGvOay5SmNbNJTWw+c5vf9KY2xdlNboJznOYk5znLGc50urOd8ERnPJHpKT0qjZb4BEuLrij/uZK1ah3qkGU+B+oyWyKoddIDFi6dWMIjeWqUD51gGRM40YhS9FMXhWhFN4pRi3qUoxrtKEglKtKShvSkJEVpRlPK0pW69KMmbSlMVTpTmY70pTetKU5julOa5vSnPNWpUIHq06CWUWjqWxIUCUrLkbESRlB9ZSz1x9SqIsygoPmZM6d0s3IAaZRTU5AuYVfGJZX1aE4kq1rHyta0ttWsa3WrXOH6VrTSda52zetZ9xrXu/pVr30FbF35OtjAEhavh/1rYgWLWMM6trCQbWxkFftYvMIxgAmy6imRQDIsevZfk1vMVDVLWn2RBJZUhYwvd7Y+X4oVrqKErS8nilao/8FuthitLVpBh1uw8nK3uqXtb4W7PuAON7fH9W1xidvb2zYMucuFbnN5+1zlTje40q2uc21LXe5i17ra7a5xowte7yZ3u+O97nnFy9zwfve2w/QU3UrLRac+FaoxahV99/uq0x4nNEr1mFmbFBKHQayeSmqdp4awQIclGHkxW1QwBZhgniH4lxA+lugwXMAkWdjBGDZdhBH34A4P4cPEvNKDg7Vhro7QwyxOcYZ71WIK/xLFE54xiw/M4RefOMY5FrGGeeziCgP5wUKmMZFtDGMwyTjJO86xiXGM5BxHucQ+pnKIrSxhLBvZycjk8frKyN/+8aOz/ARtaMvM5hyRZP+0WV0QFD0GrNG5eGky4xlShZbGMesZbmK1rVLRxrP//dlugc5rIgudZ7AhGoGCXiSjxWgS3f4PdouGNKXD8ttLgy7Tfna0bTV9VlAbWtSWjrSpG13pTqua0KQ+9KjHjGlYh7rVxfX00Fa9aUCTutZobBoZidxm+Nn3vqDVb7GXLaDTAjQ0Xg2h006cNQMrDc+8RGrMbkYz9iFQgLLVLTJzRusFvZiMkP7tuGsLwG9r1drqPiC5L21ucKtPvOvmZbstyO10Fzff5RarveH9b3mz24wD97drDa5vhL9b4Q3a9cHr/XD0ApzeAq84vhkecHf32+IHFDOkBQgqZlfuCFb/9OwV/6Vsk7t8N/5dB4LUp+0FGZhmA17x6C4cbc4Na4TRHvDPF7zjiD5553cNYPA69VskI722TxcSp5oe4qfzMupFpzqZrL4+rC/K6EHmuoVJKvWVHp2kVyd71ovrdLR3Xe1f1/qTxD70pU+d7VV3+9gvWnawt/2iaef72j3H8GPm6+WLG8LjkB3VgnwkQIiPfGSQhFoahAas</text:p>
      <text:p text:style-name="Standard">DoQYFMGsYE2jG22vrSFsLxtWAmv37q69N9EGXVafiRH1DLI2uuet1UbD3uaQnr1dXY9zsz8Xo3Cl/c1s7/trjzL4uwdg78Fu/NUX6XS891zxVa/71itf+synPvKt3zDsq1v7Euc+//GzL/vtQ//6vdY0GyEm+ZbJr0ZpllzL//H41Lb//m45LRXs7xjUUR3Dx2d7tSd9weR6Epd7RpNjPgNvuKVo9rR0/8ZLBuiAmweBriWB+1ZqD1hnEdhaGVhrFciBF+iBsQeCy4NQozaBGhiCQtKBhfaBn7aBLTiCL1iCMciCP4d7NaiDEoeDuKNdRXN6JlE8KFhbE5iAQUcrJYd/CuNUJ3Nf+eV498F/TFiFXkF5sGR5oPFVAyZ0ctVzvnRAB9RtKiZnnPd8oNNLJCVhI0RdyzJsTkRtL6Y6BeSGvwKHZiWHYjhGviNydvZ6N9ZhdNiGaPWGQpeHDmU7iWiHP3eIgf84h3ZGiGVkiIDoYYIYiX34LHj4iHu4iIV4h45oiZDIh85FiTjHiYpYh5/YiJWoh6koeNqmeVeyhFZoWv6icp+1ZgMRHP9weLX4i17hX1Qgc5Phejy2d2uoNEEXgLPFW0byO9YmRmMYejFmYPXUb6dGZ4CITB70NNG4YbGXhtM4h88Xatp4itzIb2DzjSLXfeozjsNEbub4IOgIjzSnetJIj+LoVvGIj+Boc/tIV/3IjsTijiAmkPdIkOcYkBzkjbFWkAJYgBEHQ3kGjPsyMk/ISqgyf/VnkR6pFSNxBLFEA1SQVWoCVx+HZ19lW53CajRGaZ/yUAwEVjnzh8CXOrn/J5PCRoZXQ2TO5VXdOEY8mTQ+SV1AqY5IsndPU5RodZRzmJSsaE8h15Q66TSbQ4eXNZVHVZVCqZRZmVeyGJRQiZVSCZZOIpbPSJabp5Wf4pQhl5Y2uZZm6ZY76ZVaY3rPtXm0+JE6cma4mEW6KBAdyZeEqRNYuA77F2cACULnJ3X86G2TuGXDQ1czc2kriUCjl4B8p3z+VoA391zdZmK4BzueiZmgaWgr1nwH6TO8R2mi+XsByZqcGZo+Npqx+ZlKQ5upqXqriZsMlWe7SXClGYRe+JqqSUyyeZrAiWGw+Y4DOJuoyZzHOZzGWJDRZpm+WJhuNj9Q6FkcOYXaGZ41/2Ek/AFLJTkZj3JtbvI70IWZV1lPachnNBOGd+lAg6ZgurlvV7kk/3Bur2VnCFVADBKC3ehLcnKgyzmga0VymAmgfqaNBMpvBvo5n5OgZshWDAozDhqdCoqhMHmgFZo497KgH0qhAUpKt+Oh3aahLMqhF/qYKwqiJwqhJBqjJipsFWQ6mSWeOFIOpZJmrPSdkMejRJoRJjGS5ykZb6eKt+OaZPSHLdhttAdkW1ZMoMcrf/WUw/d1aMhhZpRCUnKHmchVX7pCYTp0zkWm5gamA4Sm1KWmgWambYpZb3pMCjeTW7pzaWqn8JVneWpBdeptffozrqengaqfbPqnkng6fP/KW3jai2K6p4L6Z7MmlEWqIn6pkbg4fz4yHJf6qRShf7AEGl4ImrPYXSeaVBhXmzHpXJsTi2I0ZxC0bw06mqT5ghe1hu12YLAlnLgKn9e4pp4yM535q9ZIrIE2rNNprN+GrCPXq8XqnsDqrDEJrbcqrcd6bc+aVNHKh9nqbbzKrdfqrc2qrdUqrmnIrLoqrNaahvRHri22Oki1o6CqHygHpEEqhUNar/z6HyMBSwFlkrt2JZQqk72qlLgki00ZfvwGTDoqJ6wGQGXSllIJYjUZaY0mJ/M5Rmd4sXmVsXd2fOGaKx57ViBLciLbscxpsmKksWC1OTy3sqTZsiHLsTH/u20zO581C7MWK7NpSLMoa7M9i7M/q7NBy7PDUrI5e3xHKzpDC0xMSUAU5an96hvyUwUDoAX2c0VCSoVV+7XONqqTETN0Vk8fG4BOVkw/a5qaNrP5uI5miDM2eVn7FlHzSoAiWnPKZaVXmW7Rqbdq9UB9C33LCbhjJbgrSrh5616jx4WuhbdPxLjXxLFx+reSy7eJC7lAd7m/Qrl+W7ici7iP66SzOF6YO7o6y5vglobZ+bWu4aO4eF9d67q0WxAhUZLlQAU0sLtSWnJ7BixgkVktoRN/RHs9V1ZGtrFZ4rcS62RJ2ItjN3xtyDs9J3DK56DySTshp6cSW0EVuryx/wis6ii3uYmfeJk41ji+TlK+1Xq+dweowyQX3mu+gwac6UuO6xuH7Vu/6Otu+Hu8ANgoCfi+bXhM0Qap39tV3Se+/zu/+zvAuVrA7APACey+ETyD3javuVW7u5GpMhJ/rKKvXsvBnyolw1EO6pADcFUrA5G/TdLChUqvOOGbMwtRnqetiaujvRRhzVh2lDZMieunn/i4UoM4rsk+1RmguRZl/ImS1NiquqZpiGM1o5fEtGagTOx8AGTFUdx1p4huW7zFP+hqEkbFSCzGSozFZazFT3yMs/ZhzphWbAvFb5zFYNzGY7zEQdKfU3OwQYJUDuV/e0nCooGRufhUs0vIrv8rJfdBBSpAAEpQgATRbmQmEF91jTvBmEHnO058VxALJQxrmqVKyZSqsEUShoZmfm/njlNpQvMWik1itq3KvFj5xQwlyMlaubyziboUy7tKLNK3y47Yy7g8crpcy2+qVbIscsGMzHrly8J6zH9oy10IZsZMy9OczDezzMCszKunzdCcy5DWYHCLpZ+iyKtxbKkCpPPHi62LzqBKEp5aA0XgA0gQmrtoT7/UwneVIjnBUDNZSoT4Y09HmrkUaEhF0Lu1onhqzg5UNStZQtRmcDo6iZUJiiCk0LGatsgTp8DDd2JGM4EicZ2jiP2r0SLN0TqcPN6nhgE90ve5prt80iH/rXkqXZCz09IobdPKutI5TdOhw9PIV9IzfXc7fSckLdMfvWA1jdQxrVB32LL7DM+/gWaMF5jQ259U3a9JuSQMsAAA4ANBMyTvyDsEAVb3lsmk+btFQ6zG6GAxKMgJd64UJnRYqlypszpSA3ovKr5aFcsRqcG0JW+tTJHxaYOtGmC1Zdj3yIM++bwbtNaI/diF/UCS7djjVtndvNfeRdiLbdmHjdmenW2g3djuNdrrw9g6866d3YMHWHMxs9W3lHJ/+VmJLNuferux9NUdEAM2XV0rKTQD4X9ithOAfW9Qu7HeOM251nq4g254+2sD/JCtjISvNbW/JzbABIjOuKhi/2xAyCq9N+fdiSZt6pmcpHi4xUXOqoqbnljFTRqszymtgbveQFaZ7q2K8A3e553f5N227I3fbPveSBzf4Y3eBB6N0fw0CDXCuC0YQ7BPVx2FBDGYD16kJCEcKsABCKABt3I7/zCNYMPPID7INBHQ4dpiEzZ25uXCnJk7P7u8Ibq+KwWfEka++ftciMPWKIuCGWXOM01uLjSfpQuG3puDQo6cFrRnl5ybSH6APY6ETS7HrZPkErm5OF5CsFXlUN6yRT7lW06x9RvlTO5uVC7mJkTkUm7mYW7TY+7law5Cbe7aI23DXXrhknFsIPwit43n4vlmH/HISjAEUSDnuUeG+f8MsTJ8E2dl41LtpHBOttdGsHf5OaULfCJ6bfL4eYrNPoOG5TZ2xGlVvaoKqMGj5Q2Yvmm1UYTH5qnO5nKF3ZoT0OoJ6548xWD+6oZ+6ziX67+n6k6sUa0u57qu5bGO667+67a+W8hO7Mq+68ze67MM5NpKeH4OGY4DmB+sKn1+7YXpX+Xwzo4BOoKJM1zSi+HejIDFNmirgLjXvGY7h3pJlqPUn0Ttk2EshDZt5/XrJ2YIW1WTsrnaWtPEV/+KKy14jwmPfjVDbgx2WSNL8IYXuAHPsQPPaBN/uBW/ORdvzJyp8SAbUjec8XK88UT+3T4ZaV5zfPTX8YkthMS6eQT/KHgmDhqydB9REuI4864O7hD3Ie4QQbWDvLELgwTcuc6HHMIVDp7eHp7OhpikGmY7msTg+GC/rTWRSMqI0+5rxKfvW67BqrSMBshDKeluTaXyeNCAHa7bfbFeGIJ+iDPNSzr+cYFXL6Wn5mTwmYe/uYG+hZ8StI5j+GfU1epsr61u32uFH8BEN8Fe2ruLn8CBXySDT7fIBfht//iED1yw7ZiE2xs+0vLpLhfsZxFYJRF7/COg4j5NmHIZue1Y7c5N7/QHrw7EqKT1Dqm4kpMff1yla87jXJBLl9Dmtp5W+eKZ65p7KKDKyu6AyGfr4w+CYAa58A4ae+R5D8gweWEt/0R/89ofaEV/9NfEmpgr+zAC93APBbAPHyGBRsjQIAZ3/kipinuG8k+Qmrn98U/z8w960Q0QQ5Dw4zeE4BGBBQnyG8jvCEEkD/mVW/gw4sKECh0mNAiR4L9/DCVSPCgSY0ODDzkSpJjSpMOGDPmBpFnT5k2cOXXu5NkT5MSQM/9RRBLy35F/SMr53LnhAjoQGpjqFFryYsqlRadu5drV61eaRx5UGaDFHryzadGmtbfPJtClYOXOpVvX7l28efXu5duXL0XA68oJ9lsYpMGGJlB8oECv3WMIGFCYYOlQpsiLCxVSPHJ1YkfMKjEvJElU4sGBpxE/fBgUyZDOBw2SZP8dc2BqyyQnauTdWaBSfv5CpBH0TrNE1h5Vorwtmvbu2zI7V7jgAF26x/cAiFCAMDgCdBJ6DexYWubAfQUQHRqxz6p0hogJzi5J9LJJzs0LMjdJP/f5hS7Krz/+PHvOPtseGvCqAp2rD0CIFISJwPn080/C6CLcLTYGK+xvt/8y/DA2y2IagjOhDFMRpxKUCMC6x46BpIMR7DForgeeimqucpbqxwEzjkknyDSGPMaMXN5Zccm9ytmHLXuilHJKtNyqCS4ms9RySy679PJLwwCbaDB14gITLKGGYCEExx5rB7s34wkBhRI+m0+i1SKyLcDTMvNIN6TK6Qg38vyMKCH/ixATSMGByskwto46S+68jkDbjTZLFRKunRD8mbDR+D5LKiQJRbuMqEj/G+CEaohk5s0jQZGHoBI8gCAdCDSoSEOFHkrvnnsKwIRE2GRKlUTojgXR2PmU21CjhlAtSUKPKnUWxUEre23aZclrFj5sPUqWW928hfY/U6MN1TJqmT231HPHnTazmHYrTz6ZzsQLRAswIAfON81I4xhOWYgiCJBiG2oqp+iBIAa75HEgjXaOKRLWIjv16sajXltY37z4UWAttEpWa0oracISZJZbdvllmGO2ScweB6NBZp8MMkEDCh5LA5VcFhAgFwjeTAcEDygzKTpTn/WOw0TtRe0+/xDLC7DYhpAlqQTqQsiH3W9BVWjblqYWU6MHDAihjw2O0E24YzrF6DRxa4s33IoabagCDN5MAwQJLhAgBEZG6WDWgdYMTwm3m5MvNicLuAcRPNzzbzNKJwQNUm/LBhHFbf+0zFLOMbf62dBlCjeo0uk7HXTQQG1a8841Mi9q0WdvXerPSxzCtWdJL3TslDzDLfgUcWYKMBNEAKEdgbUTIAA7YJQbqQc8CCGFDbZyCiqp6uqHAnKuWKCZANJP/xIRHvCqs3+yDyEA95X/CgkFptRfSpNT/mkpM9lPgAMkYAENqCe3CYYKATRgUpp3q3Z0QANc+AcNHlKCfgDgMSAQgf/ScGORylRKRNYCEYmelppBnUZQzkKJCnOEjlz5ZjR90syuANWsaGkAAui4wwMqcwThmEFuFynUpMz1Qf5ICiUbSQ8iyOEADVjJISaQxwlQgJoeaQZFU1tIE+/RHs0gcFcgHMl96vWfyvTmePuBCbLO2C6SbG6NiNJTgGoIx29NSDWpqaO4bEiaPMZmj23c03GWFce8WcZDSuSiIkmUNRHxsYE5yeI/DPA84sSACwpaSto+4A+a2KBwl6gfU14IAojVRWLxkMAPojC2I7BGLhp4Hv0m6ZNy5M9ku9yf/5KCFKTcUpjDJGYx8YJApdCACusYJj9YoEF6SKAC/+hIUPj/MQABXAcAnvLOtlI3mv+YZ1kwwRe+SJI6SfUKOiBySjtA4IMJkWY2xVOiOUN1EYnQsh0nYAANJiScNMiNV5zrpt1ISCxtJcUCCGgHBJJWko1cKosQteO2EBKR9FSDcvsQYwofxcbRoQgw9oRl1hTFxUrVhkOALKls1oXQgqhURIjsYzcjtcSYEvI+NDXhSeOZUp3GhKcmfekSvfMphCKreC5JHjEJEoOe3eMCG5iJFmeyFLf9Q4fCCED3psIAUvwtfHQZHzn8sI0rNZUrjtLqDqdqTJzkci37O1mV3gJAuOZVr3vdK83KsUwqNJBjljgBOtoBABZYVTd8S4NUH+Ao/0WGhCIzc9e5EpY64A2hERwDiW6y9c2OvBACNsjIiUQSlLK1ZLOjY6mYaJmGO8ABT8ERRMEmAjneMEQ35zqbHnfFjx+lAwDvyGKPGnLc2Uq0IOVY6UMwoZ5DCKt41XIINUsnw6uFMbl+WiGhVKitbxVrhbyyk3dbexmgjvcl5S3Rd9epEfHGToWPW695cBpfPskTPtz1SAubZUKy7Yo8eS1HLxBghmqcYAA+KchrL9HP3fzkl9SkVRBa0Ad6oLInEemJxNKAgWni5EYK6WxQhrIU6ByFH7RExwV8WMnfcSYpKB5KQRA22aLAhoFfymWUeDlXlN31Y3wlcpGNrDyaCf+GBju230fKgYIrtIMC+OCkVQfSg551AAXWZBqHqzofyQLFxsvdrW5VBpRoUVhD3y3N96JiLpb8r4aA6aOfPERLergYlu8AQDo6ZRBAn0eQaQQkaCALEcSABAlrcACnQFkvQWaLpYSk4T7wACwwjqY8FAlCFMoISEAdbzX5FRcR7XQcdVGtXEfNb6MyRaJzWjVCmTK1erkY60kfqoa1fnWq67VqWoNQvSqFEBGZ2seU5NUEBkDEMRBgAabMhMUnaIGcg1mQn8wECQwIgFh5IrGoMJkmP2oHiHPCjzplOzNDONhHsv07HaLjBPXLF7Krwlna/JI04maSXOnq45P5cmX/RyZ4wQ3OJSXWbJkNxPav2vEBe1izahuxgAQaagDKlCMfjQbxAwoAI3p0wAA+1CJFFGCAK0AiDeQAwQUWfBSD+EMQSPLHBlLQmHYgAgF0Wq1+FLKPEdwDO0ai2EZ1kz0AGLYd9KDABeyB6lk76kcWe1PVP1yBcrCgE462OQUohg4AxMAcaURICfzxAQgwo7FhDzNsjtejIbwjBEcTQZ14pzpnzlyg4/U4yB1QAHhAV7p4MsEzEICI7CAACFEwdA39kxB6BTMkHzxO4+NSQl0jslyoi6i7x0ubzDdr86Dr/KVOJ6nHd4vzrB4p2UOPudxJp/Gh8y8inWW1gcC1HBWw/zg3PDB5nmChZ24yQ/HJ0Yof/EP45MAAC2LQAXqg4wNV2MAdWJ5KnTzjCqhUa008bG6cVPeUGjBBDwDQbHQ4wAMKAGBw3VT1cod4JgMYAQWUToERbCAuFFmTGTrBAhQAD0cDE37ABJI5GboSOLw6OAZsQAfMCyVKIGViuJmogg/IOQMwh0ZJLc1QgBS4h31yn3KQmGP4gAKYOzjBjvCwgNZzphB4PzNIh2OQAh8wAYqIgjU5BgAYAYZ6DBn8m7pzKZBKj6KpGIrJjgLgAs0qARTos4oRmHSIQhDIQI3opt1YAyl4P/jzgwo4Aj7jFB48QoJphy/ChEDDnxEowhgxA/90EAAbgTqkIIgNEIDHuIJ8qBPIKhuJgBu5Oadn6ADosRiLiaYPwDT3iI8BCADDspgojIc8SAEFqBoxoRdFirDfUbSLig8ZypBs8amPWJbLgbPcOyLiqSFQVL3YoS5m+SZCC8UvuwxS9MRJc8VUdJfX+xbS4yPUgCsk+BEzQKzuu4lnaDSMIQeKkYBtGAJGawcEEIDneZOO67Yd2YkfgYAeCEaQWEbw04kHCACHSYELAMGhY0MFo4iN80HoWbl2kKas6gdArDo40TJrkjkdFIAsjEJBsAIwEQuyALK6SgsFHLIHHEiCLEie8KsFYiYDqi4leEEH+JrkipCiWLEdwgD/eCCIfriCNHCARnOAEegHDcCAZ+RCzVAEDWqHK/hIA0i6dnCAflgIgJICCriHEDCAfhiBRjMDeTyVgwiJB7CAfviAn2kGK3gHK3iAVxqCczyaAMiCZ0iBd4SAAohEQdOMfagAC0gBCEgDP+gHf7CCAWiE4OgzCphJALDJ+nsMCpAH3VCAoGsoDNCAfDgBbmiHFqMqPbEWkkCBdwQB7lmY27qNIQCovfuHjGyHNKCAAOiHHhCAHbqHxioA90CKDSgsd1qANQjJrWSPQ/SsqwGhmyI0iIqJ5FAX5JDIo7KPNsqTMrKISZEIBMI91CiozACd10RN2VzN0PghkzjN0MhN/9TbTdShmxlKkJwyF8kjphIQAQggB4g7ip4YBAvwB63kSq/0hyqgDHIDARC4gvbJAkOgvgvIMOzLCeF7p+B7g3gAsRRhCa3ghwc4gTSAAAqgz8UUgU5Ah2NABIzjh32YTq10TnnwB38YAKWRGLs8y5tsND9LrJgbDhCgABAogAdggQKANh57Ev6Bkl6yCfjRCoMMUREtyCQrhwm8JWgARAAAAiJgo7MZsXzoGY0xTGJEhBGgSnTLhys4Bm4Iwn+wB6GEgBTwoYfwQCdSMIfYlP2ERH7oNH+QAHK4hxQ4xEdym4X4Hm7wASTY0s7yB4aChAAYgFDxuKIBABRAIQ0Bjv9/8AEQoId5YwhFWxPs+KLHKoiFQod7oJ/d6IHnMdN24weT3Miv0S6hKgEddZMJparJUqRNEQRPIQgt8AN0kLcq0KyQCFR6uIfKYYhlKxoEsAIJkQf1FAQW0I3bQTVI+ak6wqfoYFU+EbX7qI3NwYjKEjRYJU1y+q2xya3muNUxQidahTNbVSR8YRdgxSFeTSdokRB8qU04NSa3vAd0sCV304nc0wBGqIapyoqZ+JGVu4IrMhPR6gGeYLTR4ol+yEJpolUJSwqnIAddSIN1nYkHSAHEm9eZ8IEdOgH9cw0vvTgrGYJVwdMbDYkgOgYQyAITw8YlwR+ToZJ/9CUOS87/Ea1Yiz0yv1qHBaJAfiBBBFACdhineAIJchMod7RLJK2xf1hORjCrp+MHqKKHD1gwDiuHimvJK/oHFhCENIAEARBTG/sHW+HKLvQWuumRHMkwDUgNauICQ3AD53zZLyOsSdXTrNmPYCoHPp1W9gsJ2NgU6bOHuECCWikaaQIJIE3MGLixkHigPH0x4dEMJbCD63iTKXSL4dmUEHgH37ABEFgc+JEIdySHPEjCB42gLcsNBeiDe4AAA7gB0TCROpq9/6LVKoQvIdxVoWIjyjWN9tI1ZN3clQAvz3VN0NXcQoMz+yjd3wzWneJcQAIVfGpdrH2JFNKc44CrFwoWt8C2/52A0x5oTj37iSH4kXiAADDisPjRER/4NgdghLHKCQQdGCKpOhC4xqOIz3hoB1I9MYJAgVxoyZecLFEih+FtW/V42/1zJgDwPyUgCICSqgWDU4rdkiPInw31xyC7kgW8WP/937ySqB450QKSFG8FACtQrFSZCYnxM08p3o6EyBgDCZk7rMQ6pWv0nHq9h6iYiE2hgBgAkVfiS06xAkh61qr6nhjKF75huq+piRuMUWb0BwxxN5mIN36lm3cQhKPRgCgoMX6Ahj6b0R9xWTXrDBJmz8rQw0gxgXx4QTdBAFAqiSDKhUf9HkbooDikiBJYFXpABGEhiOBtMfeJM5i1jv8TsITbI81U+9zitBddXF34EK9WiydWAynbmeN2MbWe0oyMyGPcoOM0tWNL+WPZVIk9JiOiOgnL3ZPleAlzaT3dfQow7t2ewDZ9vculQAxycwB5eM+BeFdGsAF0rU9SpsbhQ8wjgZN30rZ3ndbu0Qh4+IDjhZgb0aE869eCYKwOeIY0QgJsKp81IIidbSh4ajfO6hJ/88cfawsh4zcAjmZpVp4I1FjCWMiZyAIgGa51qajfAa5G+9SBILdng9OF+FGhpICvUYKtCwEWUKKQUIACgAAwHoS4e0EtMyQ+fFTbO+cccSd</text:p>
      <text:p text:style-name="Standard">4wjYkAIL27QQLCKODWCiU7AejMqoYAAHzZYD/oHhQ4QKCVNRbT+nUYFEA1ErSF0wSupEPsSEIE4gBADhCO6wTxstBBDAOfqg4cugAi2YtJLC09SgAe+5GqAjhzgAgcL46QjHWXvGWb0oX2CwRQxpqqikWLsrEdaKWq23VuUmkjVAX3MA1EBqh0+gpq0ajqIaQnGrqjLAPqIYXkIJNlyBOECUmnf6iQTAKnvgIG0AF8/WhsCBnfRwy0TplkPjnioE/cjAD+Is/+KHRdHCA6VGf9CkAVxoKp5hPDyiBM+M2lpOKjwjePLNrkEhR5tMCMcGebkOF5g2OEDCDN+gHl+mx/P03Z+ZfgZxm2I5tmPGrHjmHBuqRf4AbOwwn/yEMidfCAC0Aie+rgJlIp3+oTIexASTQuseoXoDBDvYwQyvQoE5xm/EKIoEaNTFZXrHCEnmQgjRwQzs5qgG4QE9G6qq2CB2KB2qrsYEQDj8DWc+Ab7mJ1sGuOoE5ErlZFMqbtZ/YBw94xg4oVQoejj7c4Xj4WAg5gl8JFjOsTHQIkvyuOiE5hvUk7lWcmqRwJE3TxVQJ5JZoY9SLDs/cE6xRJyZmF8g7RRMHzf9IibRe8RK3oxN3iRRnDRl33WpxcRCqEOTQj6y2k8kyJkuT1guQ6NbYidbQoTQ436TwsFaYpmrNEXIYZZoYgu8RGHh0boEBMTORB/L5AOIOi5lgvP/sHU8NI/MWuIBaBj59jeibyUYpeBV4DMQ0YAYe1RXS1kELyD2QEZmHXe25Ckholm1DP/QsKVECJiChYCykoYwlUpd/8MB7qIY+qJ/xIex3i59LqIZwI7d0OMKhGzoyFJZ/eIcD6wRPmcj3DoG4WfVKbJZ/AKufsYEaoiVy4CcaCAJYhE8dCeFAhjRcP/Iaewi9NWF8aVTjSFrENJqhG0PiYAE761VJ81ohTgd5i+VGRfbDBLHkiA2gQwTe5QfeU2XqpRjsSIN4OL4uBJtUDU6fC83PFSE7IhbkZC3PfRb4MKNev1oHcdajPur+GniwoQ+AdxZ+P67LSA6Db02EJ6r/WFvkD6p2Y1qx52klE9sJDsOzbaWJcsBCcjjbIWsYa7QJS7ACf2CBlP84v0x5FugFsCwB3KbRqzOTbTEKfqDsNCdeyi751pjrNKC2HwYJfULHdD8SirFyfpC7gGKBZAYT1UZA/VkLQkd0q796LUHIa56kDX64i2yveNo9i3unIPgdcmPPn4iNOUQHEAbUDpBXDUh5AiVQlfcHC6gfgCqOa/PogOIm1cGXf2iBBRiFN9OIGI0HASCGvJEIbEIHKVgDetepGGjZ9vYI+nZpRuVhualXGEqBuSfQoixKFmiLWWOt9tpwkg5wTmEc0j4sl+bLqxMXgwA6CBj3xqeAAvhK/7pngXeo+ypoBARB1juCpWVRqqkxa9gDkI8Sidut3RUiNisUEdg8qnUTkLTGJ5GO1dK3Xes3VhxX/t8C3epXkGJl+KpsVnbJqyZMBwrAgtngiRsp33mz+e9ex2kaAoTpax2J3g1Xih4BiH5XIMQ4Uq7cOiTl+PEr9++fPAf0MFRgOIThQof/jsC5kwaChocPGW44QY6RjX/8kPzzAQHdBQY0ROaTgu5DFkX+/LHY2ZNFJgUq/YVoJ4iFSpFKlzJt6vQp1COY4MGzZ9Ve1axXq+5beoQlS6hix5Ita/Ys2rRq17Jt6/Yt3Lhy57b9+hXhwXN0947N56AdhXwLkTDkd//x38J/MUCk6eSvsLwr7SRUbLiQ3z8LEtp1QMHPCgKj/kY2XJf0bjmi7UI8LrzQnyAzrFfyO3Jx5ZGGQxiQQgciBsaG/Tock2Aho+FGFzVzRkGYcG7ChYdogEAuZhDDtd8VFdSa8EV/ANLM3lcA0aEC+zAzJDzy4mXa0gfXZjmdHzQA7RysYah6Nj+qHWURQyo9cAE69xTABT8HogNSYdrlNgRi5SBhW21DQNcQh/TVRhtuSNymYX0MfVWYiByaeOGHublI4m24XcRihLTFSKKLEoJ34W084lajjdNtOGGJGmIo4481gidkizoa5iOSNEbI4kIkspibdizSmCJfXY7/xU8FH7SThgAD5GZhOTORdtBB/PQAQTUXbLBUPxSQQxFTGyAIgg9i9eMABClB9WcaeDbF3oH0gBCSSLltEAA5IFXIz2Lo3AGHUn+2g4EWR2wU1kaFRTEECyHI9piXaw0xSFVYXfVqq1Z1pVRDiKV6K6656rorr7366ityB61DAxW/zjWAAGlMVJFBMwanGT33pPDAZZoCwAKBlvl1DAIWIDHAB/FQkMVFnibGIZZEHQNgObdxl4YgViwpHZa1tdBHGnx6qhI/mpkByhrS0bZQRJsy256LKfKjAQjonLDBvv4JQl5rzv7XWgwU0LMAMUCORO+V8GFW5XuFoQDAMZ09/3RxQxVg4Btwtq6U2WaI4LGeCQZAIK0CAhdYq6ftrRjhiBymSOSKWEJH720nqig0jAJrWa/QVV5JWHzylei00EpyaGSJWT+3tc8+V/1kwk9rfSLXIE75tZTOKv3khwRKaayXIoBwDAgiJPWcUj1+VR09ctL5Vys/MHVgvoI+FdGiYsmjsaFMgVXSSY7zqyc9EPTw0OAvnfCAUkp00g4AirimlHtDhbAuqng3VY4CrlqlVaytzipSrRrJ/jvwwQs/PPG7BnsQFb4Xf1YWHbSDjgD20HamYRX4kUY7nSgRXGTtIDLCIFFkJ+IAJ9yDSAEK8GOCIYegwzG/tSXV3j9Enf8KpLoIvFNYdCdqiAQDIAUBEZQAMwYawT3oUaakVElP94CAAUyAsPbcxiGLUeAGfpaaosxmIekyVQiwFaBOHAMUwAlRjKKTpZkxRAkiGEBwLvQQD0AgDd16SKlW0xoFIDANJ4ChikpAw3QoaB8sQQFxrmUY3hWIX2kLDo58NjejuaZuzroQvSzio/gs7UPz+soQkNY2kU2Ia+UaEtYMI0afkVGNAjtji9IYRu2U6D4edON92BY2NdIRYVk82obSyCKRLY8tDLFHsgBDwI0k5iGgMtFifAhDpchDCu1ohRIWdwFFMeopdUKJn/7ygQo4hUJHOFA7PKcU2xwoc05cTDv/fmjAfygAUujogwKwJBKH1M1+IbBCFIrHj6nc7lVbKebuRuIQ5RWymc58JjSjeatgrSNNxZImVPahs3SsBgUFlI4JNOA8cjggH42oW/fa0TcT3EYBKUAE6qChkiEAAWWIaIb6ENMQezTDAzcwCFEa85hglUo2LDgRjVI4iBQconBzCg4LJnaPCwwgfgooAAR0iJGi1e0f+ZAMgPj1n/11TV2zOYJ57oE6z9QrnCcYDZZypJ01XMEBHlAfi0qAhTfE4x4jEEr9OLg/2wxHFzyr1RD80o5jIMIAKimHJU6AvW4xRHz8WIEHAiC9dk1PYXMD4/SeZps3ZrFeM3KW2+6o/0UvUm1gQuLa2ExkpQxJp4Jn0yJc3TbW6ZGIjpdJI16lpte57tWvZ7sMHL2oWKS5DVTY/FJEzXAMSETPkSLZQAoEYIF/aEip2jvcMT6guKUEkBx8khwFAhXKyZDyUP9AQkk6pzmSBCCVn2vPGqTArdHwjlAQzKdIlBCAfLyWVCGg2CyFdwQcGBN3xrRHMp9qq8dSt7rWve4zj7eO5GFXKeUwT0afBwIMXOAEgsgo9spZAiIhQVP3SCACPNCPAnQAHXwjYHuEyJg0UOAC+UCBAUIAiTykDzMCklcf/XG6k9pNrIsxwyEWYIMUaGAfQ7iBCCCQDjOA4AT56EcKOhCPY/9cIR9q82BcLRAadHRCBAYoADz4wQL9sMYuQ3hNCNLRwX+4DHss9gABbHABCmgUi3R7TiXb8bwO+OEEGKAAOsZEkZmxjCE8vMcx0tCBEaBABAjwzRUg4VP1MeQdsfkIBkSgCBF8IKNT5l8K0yjGlRQti1GkM54vY5c4rhBsfRTRnv1YNw+eca85AtnTtqRHdBUaR4rd4wRDNOgM1cfQjz4RF6mGVt38qFx0Qxe6ugsVFuQCe2OiAAYuIQAEQJkes1lZUbInAg+MQHqEwqRBQAUHk4ByUA4AQQ+Su0tPTU7LAggAsgMACGSPACn/cFDkeAfbPWmgif5AgBls6GI8SO//oodgBjlT0I9+jAAAkYrBp0x6UMcCj3auihWsbBddGe5L1Pa+N77zXRcssolY9pZOCTTwFyVnuR0bTkM1MABMhNZmcpNp85iUrGQQeIALMfrHDQxAZF1w0+BLBYUGJIiEXuRYfz/7ikkR7OjgPMQSCxhFGkbRjjGrxAQ9oEAaCi5xLWMhOyrJ64tMMMSOU2SDOm5NhIhy9AhphhxmUHLOJXsTe3AVRDmywMvSofVjHPwY6PBDBf6q9Hgp7FGIcDrX22EGboygD4ew2XpYBI0Q0MPgOidiAKj12rvep4tK0+Nz6nVowQu2aUkT9B3nQ8fojKhsKMLzGL92nyBpzWuA/ySa5LO1pMq/7fJ2zJIeq2R5q8/rNvpeSvlUmvY0OD3naZDA9jwl9Ixm+06k/JPtCyOSB1wiUk0Qyz4qUAEFUIgpMytYx3dODwir59m81tyNW0kQDv1j9ktVFqe+8oAA0N7UBk9HZy5TqqMfZnhIUAC8nbuVAUS3d6d/P/zjn29qloMKphE1HZGwj3xIgBHkMDg6UMAJKIFy8FK9aAoGWIAiIIBKPYhmBdNrBVoFXEANKdk9XEEByERSWMESwIu8DEEQgEdBhcD+dFFCFUYVBIBKKZI5NJEljEAH1N3MAYAIPACWFA2huZUCeMDA3UMAZNCBIYbFCIKO7c9hfJcGAP8AIshcAH4ACryWSlzNRURBbpSABVyAA6AD6wWgALCACfALrMnG9jSRCcgDAsBTOxzCB1iAAuABehQAJlRQOTyAAfCUkgXgS1GhXNWNiNCHCuUZnFEaFfWVpNUHHNGH4PDPpx0JYlVRcHDVnrWVyPgMcvBZjoSRnJnI51GiiqTNJWJa3ZgVFSlicDxeRnjaE/3hV8RfWAzACGRhOhxDO1QDBSwAEGzELnGBCDjA//mgJfADFhAZZdTK7gWAb2jO7MRHU1xIOfyJLGbbMUgWNNoMJvwD54BE8alEEOhJGqCCD6wiYmDYFUSZL4JH/bTZ/6VSCNQguowdSRHPEdSO7Tz/F7xF1yqym/zloz7uY/FgkUEghL/hWyh6CqiUgy45EnwEIzkMY3KZiD5B0S7tXW1kR4HwEj9EgQGtyPzUzYcQou6BoTL9TEY6ke6ZUVhF4chs5GVAISmyR25IlyYyUa28ke7FSKXhiHTxi4WEis+xBIU0RNBY1aRY0c9g5Eaxh2VoTQqF1ZEwSVxBR5wdSVM6TWLd4I4MDeklWlsRTRoNRkwZRtZkXoqMjVVSUXy8iNmIHp6R5VrRx1nSFeUBmpQ8Xl/JDQXl40Eghn24Bw20yS6diz4hgc+tJDiCITMdSoQgpsA0QtCwQ9DoZdCwR1KMxEjU274YJGZQyEqCh/go/+PPcBb9sJz5oV8xqZ9WzJun1Bs/riZrtqbxdAjy3F93cVGRAAmQnMga/MWUxc+icZom8s+Q/Obm/aFbGYlXGRmKcY3g6dXZgAxcgY1NGpaKGNlzzAjVxFVYDY0/Rght1hFHfqfamE1jfVp1CmJXRQj1INQcWYld0EhMDZJb5Z98OA1xDkbTIBoqKoxYiozVaKJNztVRjiUfXqKdZQtXZdGB2uWPTEiB+hVapY1aURCoBRKBHqRrXiiGigQSsMpzHdOrtN8yZaiIjiiJlkWHIEE1BWR3WYQK2ZWRwIfImEhEFEpFBKZiVV2J8EggIczK+U+lPd7bTB6ecZqIBN4klv/LiPjoj3JnDHFNI0qI4cFIkyRekNSLHEFekCCWjnLehkgehqhVJAZpixri48lUFk2JeqKpI14J5h2Nb9aRKspHIlrnoxmedGCN4VHPb+Yoe1XRnfbPBEkRcHZaWoHI1ATqkIKem2KpwmBnI5UopLLiAwzAu1VqMcnKUrhfpG4qp16odnGXqCEUIwKp2VgJAh7Hz2WJTQpMU0KefiqlilhnoVEJ2vimlfpn1/yhlBAnf1ZRCtWZrjJc/4xl0WCIkQoijTwpg17ah0Bio7bNp0monh1rofaIXRoplMzq32nHX8FokqSln1Jal/JhKW6IdW5IhCJigxmZfAKqhERaXdH/lajGa1id4LaCCJImjaB26XD6iI92KsDa23fNY3MdE4hOV8AmrMLimz/22zWtKEcma5O05yXmlsFgBltuDdy41RR1mkwlidNsHp1mJRpN0LLqKbuCFU2q5V9ZXVi9ZZJ4jR8q1p9GGnL80YqcFZBmTXsmjZ/5ZoxcTRUt54sCSRfZjbGiZ428JVeJXraGlXEuKNPEZ21G6x6xKRztmcL0FZS4KXYuXhsNKdceideeJ3DKTYqgWHiG4sK2rTTxgzxWavpdxcEeptveLd4uD/3Zn705C206S11qTXs5QKH8AATCUSD1yHeika5SrcCo5VxuyR4ep9CYa7bo7I+GJeml/03i5qzk+eNcMpynbYm1oidb6iegiiKOYmLXxCytKk2+utXXgu5iZae+nmu92GfrZtqOoifm0qcjGmqz9tGUPOjmaWzLdmJwNi2XzpHy/uG0NglUIqjXkKKfWUneZu/w0A68HVPuQFemhqj2ji/5Got2lYNe4B+UQOLQqNCL1Maf0AMmCRYfxUjigdGy3oiNfV7RaiV8vu+Oetroao2eleLn3RFYLR7xJrDSAmtfJa24oqKgCXCSeAidGdnfPa4EO1rh3aggzlFvlq6rFuKcEqoiUqXLLskp6lWj1qqOzA3ugg2gbt7MltXmEavbhOKEBu/QlO5YSqWAgmWLWIlNFv+wapYvEufKMDlX98ZK3SYxFEfxXhyPNQkskFauFyFugSgVZRjE5FItvuZqiBBnzy6uz67rtdKs+0rwfPrRpgGuKdJNJfopw3UinCHamWas4rquJuJojjJp0NIN45GpsO4s1NhIJoaiyEaa2/TVzTrJDepwmWrl00Qtt9pV6xLiqDaYsdrpV07aVa7Q/mKRlIIaeHIiua5ch6xQ60ixK9PFcnWopWIF+y0Fvb0yLueyWVBT8sgmdgXHl3ZkohIIGIXgddJp7tYvMM9uKmsn4Mknm/6I5W7rXC0Je0nl8EqzKY/rue6hk8wnKmOJV0aw1Fole9nvkI4V2S4pcQ5qMzv/qeFFqCAhzWXEh+gFWtbcp+cGXnVK7shisjtjJYYEGsPZ8xAXKr8OYjYD7x4bXniCIq3GBwd7sJpiiC5fNFu4m/rFG6bSivhiNEhjdHsKSzmog8DuMV4Bp9bepikTsOKyq3+CVSeL8+XyqMlWruBdkW+WVTcnGqwSiZUOcD0TSMvSZ+zCdCmvFVsFCb8S3m+2Te9SUTCfZdrGKLfyMJ5ebjh/UesKsVh5FVHmrqcxidMgx6xi5Z16qa9yHgqjzY0YDSarrCZ2kUG/dR/FtTXTK/Maakj3NVmcHz3OMleEL8L6tWFDcYf84znYLXWZLly1c8mq64ISL5hurDtLbinW/zNAU+taaiLVcO6eNiLWYjG1Tm2WokhOp7UgWhopm+0nq5DC1LDxeuIHd7W32iYGd03aLt7RBhpvKxYmhiyPCtZVBt7bVKKSrpDvmixHcTYoDy9U9yZXoraNbGUiDrVUK7dJQusLH7Z3ewUxaUVgdzTvfPR3n3fe0h9C2FvmtZG5Om2Urqkgx83Y3KeTUndhuatK99E9m+C5Bq6oKm5ZhikAN6uCirWEIhrD4exy0nSRyqkii+tXHomUCmgmzvEYb6fiSjCrClbITuKgbniTCDioGbEcC7MBr/JNUicE/1WBG1nTYO7SLGdX2vFZXhH+AlaivqVxj2rK0q7/oPd3z/9hFVCq987jYHt0YQs5kyfsiSKEOvjydf1pBxcWR/anUdtxZ9Oz78brsnpucxKzlMAsQGczVGZnbqc11z4aXRo3KRa1AhcyidDHq5bR0Dzpuq6NIkYzHfV0thjWsCIzyDgvssoVfG4zILI5OoP1p4l2JI+nbd53Didzxh56VQspHBMpR7ovixpw/5YlvZIpb5tek/t1OYQ3wXoo+Co5Y5e6q48oFVcTe3+2j8TVvHrNl8eQQx9tawvt4w6pvzqJmk+wjkMnFDXWegqNnWvsmd9RAe/2rrJyAq/nmY41nZdinak4UHtw4VEnUR7oH/9518R48XIspEvNx3YRkhZ7DNX/K+g1ujAzqDqrMLnT+a8qO77XEbtit5RMzQ+vlQZ33oOSjel65yr39x8W7aLiNKsafCS7JVwrYoVTT0IvJ7hrM5SysI+fLaNS8rNnsWPjFdhItNr0MJ3t2eoCM+bZuKd3YlXquq12rbKf7vDSKy0R7EZT6j6cQ5ST9Kv/PKeO9LCA6oq+6HBO2mrLcKEq65X+6B5PLcwmb80CsCheuXayNJUymuAmvfC66LhfsJZTd4eTJ6UNdFpLt6SlKde3DWxTDc/yqYZLWiKLTTCnZ60LcSRX+shK7zdj5YnPZUsKL1Dve0cmbsO/PMhrrhUxruBEs9p26byjSGL1nab1ZttH/7NOX3WRJny2BDoptrWfhbLpxpl3KilNMjBtmtUg22rQmv5W1hV9K+e45h9xXvqYt2mMPiWfBmm8omtY1ysO0k/cdq+q74M+TIE+JL8+nIM+AL3zk2isP+wv5/vYwCeVV+7kJ2KHozCbBjO+YueZjLVOD+sfO60iMm/vR6xni6uec/pNm/h8hn6lSZGW6Hano3trf/0o2nrEX/OgAwQ/JPyG8DvCD2FBhOUQIjyYcOBDhgobEmyIRGHEiwINduR48MhAgSELYuyokaHGIRorIglJcqBLl/wYHlzp0aLImzZFHixXEuHAkjcpLiSYkqBGkUEdNrxZ0WJSjglpepw5hP/hyKAvG4bkOPNhzpIgk4Z9iNJgxJ4XvercOvVnR5JVlc6FS3UmTaANs6Y9K5Xlxphhx+Z8CXbmwL5p9458ehDx35NVHWs0a9EuRZNZeTpcChTpkcaLGf5TAM9eatSr7aFWbc/EP32zzzHJce5fbt27eff2/Rt4cOHDiRc3fhx5cuXLmTd3/hx6dOm+q5Y7Uo4KDSrTuRevClmuwb1eRTctSF6qV/NLDTNljzg8UbY9Mzr9SFXuU6Y272PMKzSmrpoSKi2B6lsqwPOKMok/h1YyqzCQ1sLKvo7i4mqpubxS6DyR8spJrgDjUswz0QAskCKGVKSrvKY4mugvsB7DSav/Gt0ycTIY8SOLQ4g8GwktpqyqiCufBjwsqpP+Iom8mJ6aSKYCH+IKrwZtbDDK80A0KbCvzsLxIc3s4xJCFt8S80cr+fKosPu++69FvcIDLyX+IAPzLqjq+5LA7zr8EcQI14pKqRfL6s8nhSRSdKkRwwLRwjUbMq211Cy9tFLU9tHHiClm8xS37kQdldRSTT0V1VRVVXXFctZxtZxVRb0xwUbxYmqxQ7WC0sI2ZfTTwIsKykotzDwE6cGTxgpwoWF9PKuoP5U8EVJjkZWzvADRo6tZD+VU6jGTAEUKKhkH9YpYQDebLD8Bk+zpQxL1bKlAl3rUqsVwDZT3yj8RDPMr/6OYFakv9eIUt6bBCGrrVrYqUgipjAAWUEurpgQ32ChjBHii+8S0zChDy7tzqow3PEwiH9mDbEEJ97pJxWg1xvizYA0VzGYFA2YU0LJg7kg+kt3biLIv8eMVrPv4y3DArpx8izKo4uKMo3spHILSTLV2zdIb/vE0N31yC1XWss0+G+201V47ulbLwS5Wtpmr11hA2+y4uor6krhko6US0ulHJRwyav3Wuixej9q6GF3PKGKUqxWnYu+uL/WTNrz9xBUPV6o4c3aIMOGt2mENK656rmMHI1A9x5RN/SW+t5KXy6j7BFrOJKdKOeSaoh45sZDFI5hGzP7mnOpkC8trcP/R/aqdxP96DCysp1OmnOGkWa6RMG+jorJgqKZS9PnvvyM9xOIld7fPwYvOy9lrC9</text:p>
      <text:p text:style-name="Standard">ydcMqcxcl5dl/UcuQtu0dfWa6rnZH84zl36Y9C6yuWYfjlkn/sg2uYeo1rzCGbKYwtN+qQ2wY52EEPfhCExGnVq7QTwuKca3QW6Qve9va7J3UFKPCDV3nW9yBmQUR+O/FTgGTCIZboh3cuGk9iHlWhmnSoSLZKEWUKRSbxISVerdsLD3+kpV+9p3NF4R5+5mc8b4GHRh9KFpEcZpTrAa5xvttcixDkQyFpaSyGY2AMm0KuoPhKSV+BWHpKhq8x7VEr0VuYF81Xw8nIRytEWSH/57JUI0ety1lPY6BT6qKt/Y0vb/KBorTUY7i9cCZ4JKLSGBd3Q4MpD2fyWhr/puUiwAXveyyxlyDt8rAaqRB/t8waa1hzqQHYYx9fywEG/0E2Ex4TmclU5jKTI5PrYOdVzKQOjrLyuKiRZk3E0xfd/gfGkt3PQXLqy7H0dzhCpWwnPQwW0tI3RdAtkCnW5FwZ96goQNpQcFuhCMPI0s+1NDGcvgvfivi0vEipM3ZOc11loLWhKDasf61rkBX5CU70qNFNtrqMXxDIUTDCzz5+m4yR/kJKi1HFTgqrZFQMGkvbjWsjjwIpGgeVOd81K5BEAkpRjDSmXErmXhwNGbRg/8hFHQKQQ62LS0yvgpNZpu+GONVY1PJYqGzptERPFZ16VpeRYZkmgpfiZWq8po8LyiaD0lTrWtnaVra5bR0ldCt7lkUl+12TfCA6pYAwgp4gcVVg5TKKFe9zIWrB6YCSIuOGFvvQj4yRW1DE0Eds5T3CVMZmianYiZ5yPxwRFkEJad0dcxfIbGnxPRryUrnMojo3JmpnjAmYwurmFIO5paksGSddGtOh3h5uWdwSoyXFZVJBgtR7slQTV8FjpFxpqKb+OhiQgPZP3pZMMfs04IzyhjD6CTJZd4JnX7UJr+Xd9kpEpKzEPvQWe71SaUfJHW7ryZKJZgh6gqXTYt81Jf9+7FJrEkxNBcFWTGK6FcEJVvCCm+M2aCKYgDiRHVWXWjXqAQZPX2SpUHiEvPNFJXzHGyo5b0IiyCJpc8eV2B7jVLhcPq6krUUW7QQkNDhhblv6mZ+WDEvJWpaRUFmdsUyNV5bcNqVFJMMe3YYqYWYhKZx6NWPtBlkUNd62p9ddWcVsGJ7N7Y0+RRXl+TrTuaUuZijzSTIMAbRXZ55OhwxKUsJaLFki0ZaLrBvU6daolhazkUbPZdoYG4Ol7qmWnB4lLeX+GuXOrK5n/o3ZSPdYQD/P7r+DCOvWWvNLLshGbAb+hwYZXGpTn9rUI3QVDRC8z6cVir2akdB+mRbaDtP/FjxU/KONiFLJPQUZd8FDJItRql1+3SySDvWSNnH1uNRuyTxsKTRuEaUTWAYuMCuSnh8r9J6KEauIKCnxfjwWJTkbTCqOwl3dRBRAqUHbrjJ7t+5gqzrB6nCRTB6RU8XisSKSbmoewdtscXTLggvWif+hbIWo6yKhFCzNWbmpxIGyuKzey5kafvialnq1f+0KNPPhq2gX3W+S1Ym0sw1YlEdKptth0lvkA4/OCPKPBwxgrAJujdcKHCpjohroQRe6CeFKhbi1Nbso3fH5lshFNnEzd+MmC78iyi3/2teq2o2QbD+0rYT5+C4vhyy5qpc5ToYRy8Q+rYnvfDKQJVJ4/5HBOFV5cnUgFSZ+AiMqQinHUTkftewKquluocg5Ihtl3/2MZ/RMNOvXRunOKCUv+Rq1J8yRNsShrEp4BQu4ogXb4aNtVXhydcQzEc9pQ6keYP0mRvdWV3xmagnAlNpfISW022GpZr0ezbiQUQ7GSGZlhLl1ut2rl5TMs/ZkevIPTGx6rK4J5mxyM8xRDx372dd+2hws17bOfuV+XTjve1isVaaJbs6eHEv3y3VKYxrWTFuojSL1FnRnXEnkC5rJYA4k2n+c4N6NYfCjWB6k4kYnzbTlvb5FbzxGXfauSlypk94sz/oj3ZgvsJSoxiYnoUbrpZLOv+Crc7qoyxhJfP/4yfYaI28Iw+JIDmp+RqA8TCqkbrWCCz9UEG/ahGeGB8TWpEHShaiM7OnSY5Y8sAhtEEXIzTJSS73gbq/8iMrQLeC6a+VerbaypXGUsD3g7n1GKmRsrgoGQAt6SYJ+KZh67sC2Tw3XkA2lw22oIJrc6icQa3sey73gTKH46JV6JAtnrUBCo1p2L9fIiNpQcDB2KuVaiAcnpk+ejO28kGr6LUPqg+by5vZwiapsDX1CMH2I5uLCaYFWD8lqxgr9i458Z0kcMGlCqmKQRF/qY2HWCI7oZURCB1iwaXimpMRmbaquimpmyJoEiZFCDhYZEdj8aurmiXpeKBcnCdN+8Uf/8m2AjOVu6KUJPZGGdOeJfGXmNpHQZo+O5kfh8mh6rGxHDG8BgUo9FJGwQhCWli/lOuu/nq9SLCX6UiM2Cuysfq4N+9Ef/xE4DgNWvI+twE/pjmxiLEx4djAGlczhNgwqyizLIqaOfObDBklcwIhkwIhCosq7jCYbZ4++Bku36ObKDMWeeHCcFiVSurGUqEvPPIyniKu6loZ0kIQsqmlg+G0nKq5aIm5oLifaILEBqQhlksSbPqOTsIt+kGr9LEd4bmbdJCrQDqri+MYusIiNiEoa1+932kuP5od3mg71TgpY3KsDo5BE6gSyMBELmUxIKLDGvMueBuXSQgYWqSyb/+pPeMDtEA2lqc7SJi6m/sBQDOtR5wZg+kLN5wDSMR/TMZ3pbdbB6CBs81SGcCyuIcMOvViqdDbDBueC7PrE2Lwp3CyR+TgpI3/neQBJV7yHQnQv9CzQli7LTYbGLm2z/zgpqAgLFgGTkBpDYS6PByWFpO6OMBNpLVDu85qLMiRrQkYwouhK5eyEW7bQ9BYHkOCDsb4paSIJL4WLSm5H4bhKuxrv1wjJhUhPsYZlFpeyEbPsqq5rBterAukH3YDN/0IrMzNpKQGz6QKL6z6Kd2KwRIBIk27ldOIkX7ykPgpvt4LigexhDCeI04Dpa0KNCdIQMjvUQ4eu+7bDrcyxnf+EKi+xUougi7o6ZnMkUM6ArU4eMSJOcQj1YkY3Qo7ERZ1cKhOnU1j20hhjJ5S27mf8KWeixHcAL4UubarOJ0kJh3+uwmjUApwWsLSCyi1KD4DG6ahe7rIsDUvcw4fQg0fkBXIkBRbR5D+bDtHGzYAMDi8Ia5Gai2f0Ml3MbZ7+RpKcrXWOTfwk41vkp8nglO3GM05FJuocJ9dOy+l6aqZAShC3TPKqxbvIiOyMMzWX7RLL7jI4xnjASucwxQxBLTf28UNPFVVPTdXgEMEajlyEk0hdaRetNLEOCEIRjunIyCcjxI0kTr+0h8y4sCz5BNAYJC9yMGC4AhYn7o7CjEv/vo2MgqX9ktCbWqiNfARfNG+KjGY7fVHk1AvK5Mtdjk//FnBFuowTVeLD7CosZSnuunMJPcpYTUufPC9EpEifqC46WXSeMk8+kRJEQIksVtSVbqqReK3uRHCRfgjPXIxFg0h30sUH88ovbUYyVpLacEgBI7B/+AI869QmV5OqzqcUL0kvZw7A7pFreI4xOTRVXxZmmQmusKNVMaMuI4XyLpDqbmXSIAkpwmdMV/FZniqnxjESbQajVMaNWGt+UgJL+Q1SpsoWCeTtqrFnXAlOnpXcAiWm+u19bJF7OAvJKlKFJiw9rSkpXa2gdgdkospam2bMGo5SlfUhHVWevq5Q/2ymbuUDLTYpcHJK5ADjBIUzCx9GlKhFpI6qlfiUZxI2o+pPNNXvh2xHI8exM9ZnMKnthj5HMMBWttBvfbwwcdotTcNzta5HNpfqRQWxGK/LK5xv0ySIgjI0bFw2Zm8Xdz0oRCHMW2iyfKSEYq6zS24pxAwQnnxE3W5P/gRo8QizJz+P3Oaw7KYSXMeMTK3rXNq1RmvvZ3FIu6BKyTCkTUpKC4c3YphFBWmt7GJ0P8AJbwLT9JL1XjEtgHIoHaU2T7s3MyLl62zLM69HZwavNpeIbyCGD0Em4DTqBoU08H7kvQaITDDOCGPEB2+yuGKPasTLKfAmKWfMlQI2D+Pj+P8Ujbp4TD+5zqvMiJV8skl6RzNeJmfGtf/IqWbuwzBV1lI8jVRFjR9z14d/GG0kkzLj8PuC1TnZYzFMTFLp5H4+hFfmTUhxAtwARTTPCR2rqGmIRo1kLYDlNuZ8hBIXEUWGs2l+xljvZT7hT6LGw5YETlqztcjwaUyuJWm0RdasNGXmk7HUdXTDtLNoZUieIrTaRxiP9mP6yD7b7TopeFHzVXNi6gB/L4BWhv7SyRM7pqckQ2gkORSnikF862gAJ0bpdk+FSmBsEY6IJ+ngl92OR/z4yF9KR77yKhnXz4nQh5WF6iSZaAApKo9qkmSxhh5DtZfKKtRMFYiTWZllZXf/5fBQqRaJOCR+EU9+UzTN2Nau2kcqO6MSy9IrawkQTY9f4y6+tks20c976tOpjnijrOtSb2rOBJmbZ8KOfs0tpFJjh6Q8aS4wTy/IuhEDpbM9dtBRcQibg/Wu1mSnkHRO3HMqpZhi3o7DSCdIgEZindN07zXFoJXMKss9gGc9JoZOb9BWHneFFjTIVlFi+eWOETlPm8uyColekmwn/XBfvhV2rIV9ROqWKInh8o2QylNlJENcKAWHxeoMrW9DRW2Zm9qpRaXojq4gfVJxBgtq8uQca6dn8whei0xbcoMBB/FX7s7vApRRn22vBqfXZKr2rDpyXIQtpeTL3jg/sXid/7oIr1+5iuuwcfgjdLXTYQSZKdFjRmCN93RaEvnEgRX6M22JWgylwqrap3TM3pIOM5UN0Gysig4nQQw6uC7YdTDaaylkbH9z3wLGaTGQaqb4NnXnRMKs5FzGw5xpLlMnsFyyzdB3AVnaRLGVL9cthXBJJY61iR36oBhr96YYC69ZFGkadkM1U3SY+v7B+nr4qa8bu5HDweKqVRUOTMFPlYjHV11TfAKznsyklmutqqfRN91YqtpupnBEktz1SdlI1ipwdI2o26R1rSeMOvfm/hwt0QbOKyOJzxISFbHlZFPoT0QRt9zReZHnTJMk2QTkQlgL0m75edwHuMk0Asdsif8aVNgOklMLFmo2dhevuhazdSuBpp0z5zJBTPAaj7ZvirnI0boOSGt7kH5yNp9sbGBnBtp+mwHhuDgdBIm1SFooMouH6Dct8L2uSj1u+EIxxZhzIxhsN7u3nMt/Y1Wleq34IjemZCL+4W0g7gYJEGqi+EkVWXxKTCH+Qbgn6W3kvASYyMQJJkXfBvHOvG/+IY8FwjrwQs4V5jhdy3mOANBjsSP+YV2CXLEKRaDAKVzSbABrdCAcfTA78SEc/X5+pnN1YznhoiD+IVlcq6j6otBhL2rphWCLF/IW7+nWTNHltj5tu7ViaKM09UHxR14IL1NZW2jbpF8Mkmpb4pPwrs3/QJgpXfqF31gve2arl1x4PFiVhHC+Ex1N2BNhgMh2BA9nZ2gjJOfCXBcKFQrR9Hmw5zF2Oa0KyuqsWrbL553eeQOuCHKt8BUhcuOeGZCh/YywonUaU9cSg+iyJiZuTgp2xnokyoE66c3ceqs6BHaSFxiKBfejxdHIgZc0ERmUGlAss2TMlk+SqlgAqRlag/Bgmtul8IvNJCXBE1yLMMv1bPy1cXOeCs7gtXdsn+pFRQrSFOvC9++eH1gIrTqzbgmPaZvIb9OSzKg51ena8zoXCSSymxBQn9jJ+maQtp4DMRKAxJI+K4w/GTwwXJNoh2RJ/sTVkDxzjnMlbO6Xck5U/zFUH6yvuutd7+n9DV2lVUMHCcDak+11o0aLPvB0Oy+J4cxUUwnW1P+LeQckLy/L4dPlVeF6eB7gBNABAjQgnvQ2eKAzZCuSjoUPaRFxXptkjy069dI8kIH3nDUH9x6+npVPKuNFdiJsPs080gnlk7Dlez15iNrJ2i1wYeeEJG/FeTEmh+yC7EeuJdfIRbrzJMVrK0kRkyYNUfcL4wrt6WgH8BFZ9PabdUqLYdTNSOT5RHISW3WEntWcp0oE6qd2R15NF4WEV7bH6I/k8N1+2AACCT9+//bZg2cvYUKEDA8mvPFvir5/ESmeo4gxo8aNHDt6/AgypMiRJEuaPIkypf/KlSxbunwJk2M5fjPLlVunrlzMnSMHDkRiAoUACvTamSEHAQMKE0cEzhQ4RCCSIQOPRD3Cz6rAgVSbYhWI1WpWn+WoIvFKlZ/ZsGmb+nT7IAC6dgIGvI3KD8mPVu1AxMi6Faq9D+0gGDBhKcA9ChpK0Pxpliy/BxfQQejxGKtkzV2rcv05NuxUrlI9Q906cObb1J7z/hP7+XFezTTTsj47G+zsvD6d9qaqOm1krDPxqh6LF7TasVy/inUOuu1w2bV9DvlKnXjs0lKFKx9btvd23p6xw/beNPJo3m57u20LlXVy1MxZa9e9nrzbs6WXU8fNm3e7VbVVWMvRl5lwW9n/xhuAjwHXYGafmQdheIB99pSBEOZ3HGzkqUXfcRA2mJZq7X04GlgA1hQha6TZl9uEoElloH/vtaaiVtZ9iKJm/Hn2jwIKNaRQkQnt848+E/2Tg0U8PQlllFJOSWWVVl555WM23XQTlk8S9A8/ioRAzlHtHJNGO+m0k4YgKJQQXGi3ieficf8ph5qdMWKnX2RDhKkBCO2E4E+EWA2BBQXpoJPCA2oZiAQQAJhBQT78vANAO+hcsIFm5XiVlW0bVAaBBoHdidd7vsl22kD/AOhjVwUCuCFtbh360626rSXeif/ZNhVxCmpG7KnYtSVZqg+2dxZeqJXm3Fqo3Zjfjw5C/5hWgXJ6al9k7oWqW7F5mZVtjDxCait/Ht7pK25elSZifB7O5CGuy6l2nIWd4aZbbrKCKKGFeI6FG70Ej+hTqAmnyB6PyiF8rIOSjbuVidnBmpycrZF3HXjIBpjwcmIVN6CIzOG7G2wp7kfgY/3q566WF/qYrqsKIGRkQw0NgKRETv5zkZdCD0100UYfjTRMLNqEk05JqzSQCRpQYEYa5CASwgkChABBO2qC4AEXG34oq1izvnhvZ11lrBVtIAubcpjl+BNCOxTEEOZ9JhjQdTsSVPDPOvEh0QMjoyDgzxEDXIAIBTZEkZYCPSAggBa8zUQZOozYsDZXBl/YMGQKq/9IUYAAnj0u2am3+vJu3q484XoWfv5hviBLGJ/LD76FIKgNt02wf8f9mCuMXYV51anucjfdsx7Lpmx3s31MO6jvAuy5f+4F9lzFzOV+HoLwvsiybNBRpzto5mnfeu3VgYofuauxFl6OyMYKGPAo7/7f9TK2RzL+ZEtZTxnXfjrGMg6lzF/koQ+fXlQaBpEveOXJ2IFEBrLcCW8tvFpOkBxCJCMpBElKoggTfva0FKpwhSxsoQtBoi4kMI0KLxzJEUrgAUYcgxwd0IA5XiOQEsgjU30RgWM8cx0VJYxesguN84h3n9/4jj7Kw8oABICOe4xgH6SxogDosaYOoAB5s1H/QAqqEQ9O8e5PqZHHFdqBgQrQZgijQgpmLpcwth3sTszh4BIV1hz78ItYq+kOtTQWnFPVB38Go42+BoRBB7kNisQDGHaeBZ8lesd2aKPRajjztlyl6irfcWDoTrQf/A3OOzlSTnhIhqtpDZBgzCKQ9frYq0edqlwdBJfZwFU8HbEIYd8R0B9pxCAHKdEpEqSPty7Irdj4b0HqW9gk71LNUDoyj+xBlsEKKKvOGMgtNYleNx80K+ik0jYADJ0DjUMQIYlQZw7hWUSWNAUU1nCf/OynP/95kqWtgwZUcBpANcIPFgBgh634QZhc4xN7YNEMAGBBi/gFzNh8Dz410h1H/7lJL1LiSjN7QwQ5PmAX+tBNU9Xwy0N9Ag8MtOMQHjiiY0o0kH44IA0YsMeAGBAApHDOQQV8F14YZKACzuSh6rqgtULmPt/ghp2FhKSJTqc7twGMlDBiXfCeQsz0YMg0GDTYitAnolhyS2XpaRWk0FfMQ7kreQRqHhI/uTGLQdNhhkKni/oFoRP5iUYx68/IUoMshiXMXrvpjzStE7NU+YZFIhvO6f6FHFuO5npsOZttJMvOZkkodXFqJOzk6iPR5auDiowNZi95O3tRqJQtY19VstWe3Foyfb0JEj1FWCQSNukfJwTaQY+L3OQqN2nv2tI6aHhcrFBkAyeYS0Uh1/+ymlTADu2oRgAe8CnZPPRPGYlRtZwTnyFEwW1DaMRVyiHDHf2GgUhYgwMoCg0mfioGjCAHBe7BKAXo5Cko6EAaxBgF7Y2XH/lwAD3iaKMNkCINqNBA6R7zGo7xzmUZ60x16LTI/AUrWP4RUMHwCBb5TQw4n8Vjck7kvFtdqMXsUSx1wErB4STnH6yF7QPJQ7LWFBCQyRNNKr9z2xUjZ3xeHR6rRiqzQ/0YdHLlUecwes3NXihPE8ufzMaHTc4Sdsb4CRlOUXSg184nZO0pV5nxaNbaJjOSFLydahz7TWt+bLMFg2fDlKXW/mirleFpc24Oe0pWLmyTD/pgkei5MxL/5pNJ+lyupS+N6UynZGk3IShyqfIaFDjAbvj4icl80gMKHHiMwqNfmP4RXoKQBXlRCEJUYu2pOwPnqn/Ua2+UIIE0gOCOqnlACvgAAgTsVAJKOILBAgVHCwQhZEsNk055WoFpL2cDAYAENyzcahLrqjWe8lZyhunR3EkQj7JxsvZ+mT9guQ1lOM0tiQXGJ2mdT5w3bqZaizkg3Mp5d74q6lghWeKQibacjvXxXWX87zNHSEHVHMKQvZVU9YR4NCEVjze1tzqNehgwa/ZPirnZskMVddAdTa2OvFwclgNyrvVpWIq9h94k93lmeA1gvTUOK2qahjNl5mrsjhUdqMoY/8QYdZauxMpz//jWIcA1EgmXFLSgaXrrXO/61jld0HUg11X7KMA90uAHe5DRklCxgAQKc5iByGPUcXxAAa4wF3Q4wAOOIqVN+KEAA3QAHeToyyXsQjJ/CCIdhNpACojSjnsg4E21dqqMFdCMLDZKSzGNRwgK0ApyOGANqDHjPRCRAgUMJHN+uZQgzIAmXRzDDOkwA6H4MSrL+MAcPgDAPbxGgRRsAM1ibbj5UA5K7KCsJhfGKgLL9uIGTi9XGgQdNr9TfLPRBj+wNeaJ70UWnGK14+vhKvEg1io8XY97ooUq73QUS96SObO0SpByfBd9GeNYW5d8OSibSk7s4zuiYf8uAlQeRDU6ujNk2IM/qUMxR4Zm8vUVblYfa0ZK0jExL7OAtrVOudM6ekQznyFVkBU8J0JZHcIrNGOAF1JoGPRu11eChoIE/4AJOANpIGQP9uQzxsWDXueDPwiE/NRc61AOnhZdMzgAhGEY5pAavKYZptcOJ/AAsJYocGQAIZAOa+I1miIBFvAwLFA3XlM1WegAPmACqqFQbZICCJAmanImICACJqAf24EVGmA4fiBHPlFg8XACLHAJ1cAIcQhr/FABGOBfMaAVrIcZYJgmaMImaNIJFkUZFNYMcrEmlwhHFaAw69I9aBZzW/YqkIQgfgIZqeVYMwJlQKY9lBVv4wP/bzcmSqKzQJMlXxg3LThiFWFyi8pkKyWDVFNlL51hMrRIVxy4K3WlQdyjPs9CgCR4Sbw0P9CSgAlkZkJ3LTEyclDHWwgzir1oMVBRLEa2WB1kMHT1jfbSLOlEJwUkSVsVGydYgcQHGvWzZQ54buOIO5klWBzjPaQlX6c2ZvCETGOGP3zyDw9QBQNQdSJ0dT+jdUEIkREpkUPDac9lUADlKitFAaQnjwIBKBDwYPCQFc/wBmZwBRTQDg4wAv2gARjQN3iIKwTQAYXnACnQDwYgCOiQDg7QDz6hkVdwD4JgAP0wAlKQJmKUN261HpJiBh2QX2eBQxBwCAbAexRADlJI/xwFRlH+wB91tDlDYAL2wAIGMGoIEAP+4A9VUAJ0VBmNcw8g0AfPIAIhoJP3kAJc5ErSpzagRGWyVm7Pc47fM04siEs/0jHTghosdn87ohtxEo3oMkHb4zIEGEWjVDy8VY7TJ4uVpEh3dnDxGHQpI34usk3aEYsHd3My1</text:p>
      <text:p text:style-name="Standard">i/akXNqE3L6CB7ZYXO+I4Kic1a3ZSxlQzwr6EkNsn1/1GGM2Yu9+X3WZ38d4mLcp0Tl4o+0dJouEhpnplueWXHKCGhvplWsNR2/SUhT5kehVBD2oAU3SCT2VEKU1oMTqZ7ryZ5KoyU2YYTJVWDtAAAEEATi6IBhkg8oSSgU0Q9XYDV5kP96PlEC+fBGEGBEBFEFAnA1zaB6WGF66HACdsEPK2UGqKd6tdYLbHgII6AA90NFV0QPCFoCYZI5UpAPUUCS7YA4PxEDIEAOdeEVD3ACSGEqYOJG7fABmigQCZZ7aBJHR8AO5WBsZ4cASvBH4MctUhGKqgFEaqGLwAJyvaksW2WN50Nl02FBZ8UwSHdoiqUsL8ZxNrIwGYYeVUQRZ+pmqbVUrYEt8OMZdqJUvaRl3BE7keFu4Ed9zPGK6+MsjyUt/XNRpJhVtzM9jakxeaSOLRJaJuchHsZxa4OYAWgnhjk6DCKm4aOo47E+c0hzkhEfAWSaHGZzZFVvtII6WBWD8JT/IZfpmWM6JxylRL9TGlO3kAtxJEmCT5XWnr3qq7/qEeoyQ2J3XD4xd2aQC1YATqmjGf45ard3BDqlKSfQKYP4DyUgAhCAdvaAFS96UgMgFfDldu3QAf1gcSsVoxQ6bf8gAoKCASLZcFNVdiZFrWVhBQgQD11IiHxRKZjTDJCACAXABV15AfEAApyTGtIaR+WYe+SKAg7CAoJgN2tAE0EWL/NDXthYHrMoIRQHGTF2jNxzZqhqZOq2sf1iJwLnblPGKoGlcX3yPZPJZXMUsuxmfYfZai7oPi6XWGw2Vm3DZS2jR7C0W9onjYslSWUjZHdKS3Z1QVchUs6kIa6DspIx/6dQhTpu2i3ioS0yM2PsxlkS4qcnl5itpLMo4pobBkyYxUriAkghpW6ANXSXmYqPai7lQoDH+EHkSXU52DNLsiTqAKyDS7iDW5HxCVCq4UbHEALvQG4x+A9zx3iFwg9zl5JrkBavQRH+0AntIAgWxQDN4AabgwTTYkaAiLB0Qyl/8R5BoJXQmlHesp8sqgRhkiibMnxFahgmMAQWwK+W8hg0Sg5fiRvyoGoQ9neTEQCacgmqlxefMgAL4AaXQW0TAzeD9I4tciOqpH982o6eFH8aVan/OCdkW1eQhFMjclintrIdm5vzY2hTUWbHiFgZqH2dFFiDQ38kJ2Kv+SFw4/+Oc+JUC3OZJlcd65GO6peYPDJoMfhmrfVKpkNBneqY6XJLfCY/u4JzwTNV8jE//+uA8ptRfWlO2OMb+KmKqwWqtTW/uKlw2dUys6pisGOnrSqCbMGsByJd8nSrVNeQPPiQhSvEQxyEnFYOBTV2f7IGUpAOFUWNKvInR4AFoEAOCGAFpXttzOYqvPEP9uAHaVApR2AFdSMI7+BsTWGiBXAI91AAmFChIXAMTqkndMO4hQItgwRrFoAA7XAFa/APXKDGCHqG/GADIEAPdcEPBXYMCOCFNHGQNVoqpZtTDgZhoFFHiBCH28dto/CVVsWcBFxlvZhEFEhItWWzFrdb2NP/v6X1PKzySVraL03Vtf5bK5A1gSToZd6TIkkpJ/JSY2zqgqeDwhIYcnyyvQf4LwoUTdMYmx23p7RpMbbhzJLazHvEc6+1LdWScqX6tN9iYwwIM07kPvITvpJ5wkf1LXRigrtVZqapYvm7aOm8R/DjmulESl27IEgHK87ZwcO5dK1FnDQID3yLM36bJJNWXIJLxAvN0FxXkV1yXF2yUg6ABTiMw1tcyPHQCoATuaP2NwQRUv/AABMGAhrAD/fKJmoCe7DXhu2QByMwCENAN2nQCYVCWaobAlcMmlVBpKTiATdQBR+QBgDwDI+hBHUTAiwQlWmgRks1KgarAUxkvDqq/4khlXslXb/lQF1I0QSxEiJqMUyhnJzWtGS+SU0CY0FV1r+FxCw8Bp2dpcrudE1VZlaj+lWLNScPNCJUJX1Le0FnS5yvOExY9lcTXGOlOi8g9ondJ5wdnEExLIqg82booWGOdVTS42WMFT+Z3Y8DIlb4giyZ5NdoVrUeho60JMzLkzZVdcvxu6Q7Ajx3QrQLTH2p9b+kOKrn81RzhI1ClyHiFDPT8w840MO4ag8/jHUNrdzLrVzCehM5gVxOowUYkAa7+4x4dJAjAGDNMIX/oLBy1Hz/0AJ9QA+thwJSsNJpgCZtWHtp0KFIslItqhPLQceN20XhkrGBgg51IZMPZv8PTnNF6HA3cXEPJMp8wtvJk5yJITOJw/ZSzkYZ5FDSqwk9L0xF9Cc3G7WxjGa9uvNmuFk6D5WmPKITIiyYogUWr9I2GPciL1VOSUaqHhlMFoQy+E1mpWNaJGJ/Hsi/BCHMPl5BzVEgGKiBmvS11fRLG5iCQd7L6DNFJWhY2PvZfAqdrCMaos2s4NhENTcj6ZMilH1LVJtu+YhyxiSnNielur0a1AmdQdZXfqdwUsa/XAqNxcNK0+HXjqnjARxPOHiDCaGDyZ2ezE3ohe5CD00Dy6UAl3AI5JB2G1Mf5VABb8cIjUEQS+w3mkgR/BK9o3A3/EAAb1DFNoCWpe4PLMD/Ar1gAd0NhvRZKM0307eHnI71DyzQAe0QiYVslwqwXv+wNxCgRc+wx2IkazpBoyN6o1NxbQvryPwAVDaaFaWDBE8NATbgkW7xUPgCa8Lol9jTfCMCTrPa5jBrHnIjpgc8iKPaqBLDL58cm9IYZBQYW120V0E25DPIVMdj7xhUyvjMlx+GVRGDvnZaFTzGZQLTRAIfYgbnVREkdIpJ7yQWp3/dqCgmOv0ub59pyocUcxe9ie02cS/C4tvsWh2PUasCSf6349CRRK2GFtIEgDqsPlArwLj4RwGoMl7mykX1TD9SM4TpaD2MMz9cXEFs6EeP9EbTXDZBBcSqXPkgBXaT/w/vUUDW+qKeq9OV+0YfXbFQOq7Efq9pgADvUDrOJnYDVrErdXuxCYa6sPYHPHL8kIR9UQBy0XptoVMnVQAGhofN/g+j0hcIixXS+jc+EgQtULAQ8BcQ8sjogNVUwUayBmvzfWGjST8fpnTtTLLSsUtI5ivoUzG80rVGF03XIxypFaieXaegT1bBBM5P7qo6Lj0QiL0bQ2IapHyPu38AnM6euT7MFEoU/hyzKYqo5B7oHC4of9Eexo6Q6ZtWW/EB11jl6zA47PP52H4oZvxInmYfq7ZI9tfpw5ys2P0/3iNrtE45bFsDokjLP4cdg5v21hpTx7cKYZ67OuhJr//7X/8lAlWEAEHl30CCBQ0eRJhQ4UKGBqsISEMPQwV+5fjxO8JvSEV+FlqRu5dCgUZ+/Ry0A8DC4sWLR7I4OIbAApIBH9pRyHcRyT8kR/5lLJeRn78Q7UL444dkI0ai6Y5iZNkyKUkk+wrcQ4QBAboQLP6xRNILgRkAEiCEHDnQ54YLaVD5mMpPngNyHyoggTqEQQByjGwsvfjvQdu3LAuW27gTycqB/ApyjArYIuKeSnVCvTgEr9CpeDH2vGgR6OUjmoVuFC1Zamm8njXi1ZxZts6Mm0lihvwaM+jQFTce8Qx8SG3dn28nzQhcqGXcyS/fZg66ctLhpHsHX4oXMXXccTn/8uZd+/dUzuBbxm5tnTtk3i0tm6etE7Du98i1y84Ym/b49dmBk1wJsgBzqy450+rjzLvxEuOotKhGuy8/z0AbDaqeltputNgqPI887177z8LaToMqwNjmW869zpRDTT4DfVsRuc6m2s41BhPb6B8F7OGxRx/tgQdIHvf5R58pBjoHyYaWZLJJJ5+EMkopp6SySiuvxDJLLbdscrKKylmHinK4JJMhed4www0B7PluqiEqwICcdBBAqjKT0oBgBAWGiEIoSy6ABJECRjLBgDzQEWCDr3T6atGdmnqqt6GK6sqi2CyCLap/8qGAHApAaOeEAXorR4EA8AQBHQpikG2n/wdOoIebv6bqp4M0WskkCp2CgOMEciDogcYhBLvgVxsqcu1B2bxcqlkvZYxKWQn/Iw603zxjcD0HJySQRrC8S45C2zAd0bpLvdWIWg8vnM1N12yz8Nvt+ttNI0xBFLFElgDLDjP9gGIwv2i9dXCl7PodD7vWBE4tOAA/a9E4quy9zWDQAsQYMuekmo3b3vrFdyXe5qsuWwfxxTZZGSNsMT14A66P37hCdHO/D7FVMbMLg8uUtQRD5IxBnFeiVrsNZ54vWsBUhnfkja2jkGPHFAiyaiGD/HEAIqfQZ6Cu/0myTLHHJrtss89GO221oazsiHLepkGgtbfcxxAI2jEKhf8SoDriBhsAwNuBLKIIYqkz42kHBBFMCCKpB0aAJA0AgPhqCCAAR6SZB3YSbYAAPNinHCRYKEqQd4JGoilBkIJ2vDH/0cwCBNpBBx0IDDDB0otM8OBucszIRZHAGmWrr79A80eQdt7AIgjnBqMH2Gj/YYCUNEDQAC/eKaCgidxvEAEECjQw4Z8SenAAgkE/TBhGL1vT79uT21P3ZJqdw9DDjz8Tjrt3WQqRUk7jsLzMjDv9m1GDpCIa+rwoQURz2dNoZhninGczFyTO0ZLFrfswUGdRsQ3+2sQaAILMOwvb14OGFi9otTBi/BGafdbDwO1kjENgSRFH7hXC9ARIOu7/UU4JP+TABN4PiA6DDcAkFRUvkRBjSwEaz+JiNP81UF8sGVB75COxybRoJTTU2Hrowx0GRqdNFtHRj3xkNawRSR9fOxLY5jZHOtbRjnfEYx4bopzFrKMcVFiHHqdUDqvcjXYgwMAFTiCIu5khDQ7IB+EY1A8ptOMe6LgHAjzQDzwAIA03EUEJNIOEEngAVGmQwgXWgAIDCCJQBRjEsPzRCTN0ok4hIopRrPCuCkKLLZBoRzocIA8mOgYFHQhmOz7Apgq9Kno9mFAVFkCONAjCAyIYgRL4MRh0YK9VR2hBH+LhzSH4AwHHaIcEKCIWM5CjFRSxB0SMwoLRiKxDcfkN/xQ5UjL9sSuBGYNfCzOIxXaFB0YkTBdtpJgefSERgFcco8n21UNoOUxCnblWDlGzNIlhhD/WIppHu3MiCDroP+kB2swYKhoKWmuLbWPOBPkmrJcC0GV8kxmHkgYdqvDRP/yZaUBxYzAWNouhPp1iXio4HBQS1J8q8+h9eLoczmTxns6pqlTgtZ7KYIhfEUohVCdGr0x9B6uSUs3JAKMjNgpJjfbQWpG+FrawCdKud8VrXvWKVy+9zY/q2OuSWmKCGMDkk8F0ZDraUQ0MWGEjicnIXNL5AUPiDW8gMMAKXPMPLpgyHsdIhxkQm4bxlaBPRDlGCCygka9kJJcheIc/Zf+ku56U0pAyKY5j4BTMe4xgH66xyGASp4EvBiELFDhGGtLhFJUM5nrHCxcD9kAPEMDlCLJLQzzU+Q/skmMi/6jJ746yqPwhNDyesWpTzWitCs6rOuyBLGSBu8SagWtCnElpdWwksWuJ8Wj4Xdi/ZpPPfbpGYJFpaIpIBCP1UrU+Xc3ZCVO4LQv1lyQhAqoCb5gzFn3wZJhh4NH0S54fOpWP/yljAXF6mZ0dUEUnMg67UjpQgkJGPykWKXPm48H3DXWJ1uIlhdDjrtyqC8L7rLEOpSLfFb/vrB4Kabxihq64sHRYO1JjW9tYpDgyQUmBBXOYxTxmMjOpr359XZkL4h//LuSjFRBARzuOoaoLWKAESFBMVCjZDgxYAAUSiLPtBGCBYS0qP1GowAlAcFhEvKEAltiJY4hihkjpjAWCSAcAWHdkwCznmLS7wAYWWBEFjAAdZqBAFlr0D4uwxXYaiEwJ8gGAQPvhB1FgS/Q08JXWBCGcunZMZ8VHvn9sb3zlK4EPKHC7B+Dwg5KK4v42xhsP9uvA7HloboiWrWVNDEL6wpEF42Oamtkzfyk+EIGvU7SbvfhibSoric3qbOT8lN4cVmCIp9O650SMp0dmaIFTCMLyXKdeLNzMwY64U33iK6n3ZeFu/tNw7DznpO3DsIqWinDj8BEsMrsMwpAMxNtw/1tgBtVdybuTG5ZjW0UBX1rATjhxnDXHphb2DFuv9tYexZVrXvuymoU+dKIXfW199eM50mx0/IzJMY0xjFpAIw8KpGEiw4O609v0dFazemCOGRM7ou6erneHOCf9TNnbNYS3OYYfQRDdgqnC6/94PdIWicJ8evITj0bB0HiBnWPcxsQ0Z6ZxPM3YFm9z8oFufDoDXKKVK/qtfXo8qEJkzsqiXdEERW1A+osWSlU46gxdkPJQaW29hThRqpLG2qGBmYI8nORzcUg6T0OrcaA4HUv9EMcIZSp+qlzjTu+sWvGjYAFFtnvIHude4YoPAivYv6JZW2gmtSl+Wlq0gs20mP8pk9i3A1iz+/he2+G2zLyUeGH+yWhEGzINihq0MPonbTw+GQTWeKRlt7pxrgMBLKMTwAEkwAKEkjODG6Y7vfYpKLAwCXe6NUOzOAJquRL7kCrSGNh4PPJovghrDwukv2ghKvwauHaZEdHrpa+bPAXKH9h7ueKYOIzqOHmJsJTLPeyzKnETMqgKkM4TqffrjZPDohaRryCSMhJSOBBavB0coxGpj2eRkeYTvWQhke7bNyojN8ozQt/zt+VbooQJGg/LFntCsVbBjdtjGpHSlxQ5Gq1avCkCMN0oj90Tt9EjOdALMJwxsNDjKerooNULkXu5sBB6w+wLwx7kmBSJjuP/GzeVoRkZyrwCurZnuZd/wASs0T+ei6s3Ajo5MsBPBMVQHMC28SsqkBui6zB2u6Ko+Q3JagVtsju+URgCcSl2kbyQKjiWi6+Z4xkFY78CsamMC0R0Kb8g6rQKmy0lszyXmpGqosMrGhAPiiJyk6h5kaGJSQ9nyYs9hMG2Ebf4e47MA79x2SmisiL5aw9yyZexohZui4+KgY4FyyCPG7Jsa7+Hab1taRZ/obzdm7bxU6gZxEO5ezcQAZnuYzwJqxAU0yBhpCkPyUIukrmUyxYpxD6Vaij7AMao4RijusYq9Bj0OKkOqykzvJfnO8aEezESi0EWlDgNDMcHmo000j/+/8OaG5CrgfAyTxTFnvTJn8wrmCoHGvAjpjMZ9IrHD1qJfqCAdKoAn6hDduxApOw3joEf25CMDlygr/qmIZuO9NvHXqJIiIwM04s3ldnHe2o+k4LJCUwa2do3dxSX48DKGXSOL5KfNvkXPcwtiOMQMNqNpTFCeTswmNKqa4sfAdsgkfIgqvxC0+Op8uKfE0mZgjOPdCQyBirDqQpGdZsgqtpHdSw+Z6OwD6KfC4sfc3xHASmoHCKjgZMO/+Ah3Lg+C3PIfvmfAyFMFcoWIcMMoQhDKtKXkIIijhoh/yC42aAZ/Wgqf9Q2lQMNnXMrTbSHrfmaHAg6oNTO7eROtEE6Mf85xaHLPplRSQLCC8m6Ol77uAxUwgq5P0h8r3iBQgezL+fYKu87OG5xz3cUQiM0GCc0kH0jl3NxOYgLKtmcHxsLwskMORmqINvIxudAsoorMXUpqcA8oJp7SH4TIAlruRsZvgvVyyDqJfgrS6GAoCDETMqbr8+EIR8zxPXcRrSSrRnRHfe6DEGUzwwVDyjLtq+8H+YctygcPgWtoZwRmQTJjYsLOULkFhAdvxfRnTBcmZFzv96stzz8us/btx9iyw6BUIqJj/kqKY8cEK8KSOJIozXaOauxB3PIyX/Yybrqzjq10zutEnsAL7gagD7dgA3YhyVlSZtZF4OcMDVUSYL/As538ccIkqLnM7AIPYI7wYAIDDwP0j3VU6sZkT9JST5sVMPu8zZ3YdL3AM4G0Y8Nua+9VA8dfbaIS8N8mR+akxqZ+yYZ1R8S3L5dVJfgm6n4WbH6YtQwatD7KL7W89IWWdSIsdCOkcqyHMQcepaWrLgilTYL60wZDKj0o0sY2bqz+x/NNMF5I8EptcfjiJeWUTGnEqIc6s+eoi8Om0qfcUEQW8V1eU+Vqpbsk6oRRFAJ7dXVUzIf8hnkBJlZnEAgYj5npTcn/LFczIh/GIQB0AI31UTrHAjs5Ek85diO9ViEgId/4JE+HYA/fYDceTYX1Z8WDMgIYiEfMpnR1Kc4//xBHKKglnnAVtiGBEUXfeKgBSUXU30YiWFFj4nJQUQwe9WNg9yqHDIwEN1K9iSwcCFRGIM45LSPcinGLTq7zNSWeGPRbgm4HmswpYIaBbK5KzQjMG0VihPC1ysXkZQiOKzImZvRkWM7eESpjRIje0VRgmNGpSHLGcQR04NC/wHRbAxBwxwrbBQO6uvSyjsqAyqO98mnDXpLhNmv1Qi3fdWQQ1W/GgPIM+UfHQvBFuq2t0zQckGo+UNaEwoilwKoFEpSF2Gwf1iBimXTtuIRLviHn/vd7PzY4SXeOlUAwdiHfeAC5TUBE9gb1ryWpAlapeXcdEUrG5LbyNzWg/XW0/9zjHw4CQm4tRDiyudjT4AlqKMc2qPUkAoRPZZCuyUk3Bx1OA1pmpZMqn0VKna8Q6qkVkCElm3rmYHjUo97EUlJjQ/1F/AYMnmUTd+gQtfJMQ8xMogkoDJKzURsUTC0S83lsA0iwRScXYIdtYkq3RNrxrV1KKUpI6yazQNTUnKDENxLFtVAV/ErIuU8PXP1Rjf8NkyRqLosq8f7H3/aywTRzeNQF2czVhC+wio1IV28wItxR2j5MFEdsIjDiDW12B8Jkk3U2K8JwOIl4zL2SbATnTF5G3VoO/EU0Q9rou/gk0PDzXt8qJw6KMrMS3EkzZp70mA1uYcJU5kTwuKgw5H/cdACiho4HlPVY7+aY10hzZQfcqgmQi9/80jV+x/3iBi1nVmYFMRI5OQEIk2AJd/5wtybY7HM+N9htdF8ocBnoaKeWVFFprBm2bwSxD6euT+c6R8f+haOsjYNpNccXlrPI1S8LCskhBD5YlZU5kfzHeCkLFT/HM8rbcbjOJCsusasXTx9OlzGRLAEJlgZ7uHkzNs6bjGF+jYIrTuq8eKd8xGM9UQ6NeN7xmemmwy3CZOlE7qVrSJzBFu7PVikKj8xIqAtXNT8yMWJfOQTtGXzZD9thcYlorD8Er3i2DeH/Nkv3a9enOiJvk+kEUFoC1OBQap8yagIQ9s7PFKSY5GR/1FJa8zgfaE++sIqAdMYvg3WdglQbVYxyOzbGjG7g15SAULKP67g/lpiJGM88IC+g9Mw9DtDeLWvCY5U5YSqGETE+rgqFisXBYrEvexUAauWpnZkE8k4o65hgVMYmQpC4+zKD1TUh26/g1SxpeDi6eyRqhmA6ozTsBnjfCbswh4zoRzK8BS65ZA5ukYgcSVS37y204RpFNpFCeuq0aAxoJlZOeTX91LH1lOW+zJQiOknG87rjqpa/WyZv9VbtOsvcLwoJUPtxIxL2pM9COKoGnnLVxXluSXtyMstaYbtSjZhfiUV+CQospWakes9fsVfW+YokHTtRs5UY103pWm8Nv+EWXBh5w7MqOnOyI5zGGbJNsVUoqt8EaQMt9KNOMtdqIlmEGvcr65W0iAi6t/sqCuKQRSKaYTDQbBe4eGjaryUzr7m6x4pH+ClK8N28AfXq+8syqLzVtc8KHsk5saG6Nx4D1/VFp0GMhFqzxjLGQgbZA0l3ftVigE2WEdGxrAeI5b6xvq0OELVIv4gKkpOsoDswMHkooBsP1cOsWyLYxpSjdK7w1pdZvopqxHrWo/8NojqNKzVYeKgDKueyyyGqakUa26rSH9CoI5czbZp4AQSTvlTR58m5QBjMVz+nzCfbz/8aT70QTG3Q3tTzaimMKnKqvRO3/QdS9edDiabZHj/lNCTxupfLKGEE5eGS7yp2b8Ed9NN/Jo5hfBLx/Q7QsC4UUDjAKPdpqmC61oHwiD6SrnP3C/Iy9okDBeW9eFx6agauSj7MbiRu8xC1T2OxMjmYCh9grFGDmX6LFcm8rel9pZPDVVfrnDw2zqVk9AKbFsXXPGNAWb67toopKheuiiLpMpZNu3MO9WmyQy87BY4TFr8dj9xX250MZGw4sdT/TDDrGEgxZbP9cVFtelI3Ghlsa/gA1crjPMeHGm9tUPfJLIiu278</text:p>
      <text:p text:style-name="Standard">/dmBa3FaH8yGUbAYkkWW3GSfPirmQAyJHYBM7OItY3DhzfSQF/mxIUU/AiSjc8f2NvgEjZryxNKw/8w9Dj/EV95vzBRHhlEpE6LihwpTx3xEYM7pnOnkC1+vGKRPd45gkvt1YcmUlNPQDOXHHJV4iQ+/MJ3Rk0TaqJJSDLfMIX1HrGQXCnQ7Pw93Re7pR4xq86XGJEvRX6WOzXSMphFMMXX24fNGaluRetQiho5EmfQOMoRJWC9vSYSfkezm2DRtZSngfqEMA2bldXbahYxvQ19HcbVkDqffcEVXu8Z3n6XdjCRDNZyeB6DYLp7OKqD0L7PnkWf91r+SM1sHTqdw+/3Nn/VLQ75AEn04QUZRhbOoEc/bcS/pQi6YYwy+HavmhL/c3jdNTkX7yIzr2TDXhIIXEpqQ13PJgf/h81U/9OazKpy3T1W+0vvk5r68am6N/gGK27AfcSoymEWRspKTeyorw2qdbW8uqP7K6CDbR7xnX4Dgh+SIQIJDCPLjZ1BgQoFDFCZEkhBhuYhHhkiUOHGgRIxHkDzkV/GixZAPByo8OTEiP5UMITJcmPBhxZkNb1Ys5/LjQZYyb4p8qXEixpQwQ9bkCdHj0IoaUars2HAoSYI1iUKd+vFj0JAgNUZtaXSoSYhZMwbNye8fJnj23r5169ae3AH29v3Tl+NfXr7n+AIOLHgw4cKGDyNOrHgx48aOH0OOLHky5cqWL2MmrLZcOSqcM4NePBQlQ4kEES5EiFah6YIcbbb/Hul15ejTZk9eHOgyZdOHBFf/ZpnQaUyLVMWKBQmT5eiQXFOb3chV42nSDGteRVtTt8OCEJNGj6hyK0qEIkMmt62TNlbzA/8x77m+IcKi14MqB1s+K1ejN8tm1F9QL62kVnDobeQaQz2h1Fpr3hVUFm+l2bfVVC1x5B5R0VWHnlVAXVVdcuwtCNx5WvkmlU3efUjfUKzBBpNE4D2VXE8FLtWaS1dNSJ6APiHn4Hi6gcXabwLW+FqMQCbom0k6UjRTcGiliKBppFkZFGqttcjlaw0GidqKD/2DA11nwpUmXAPgNYU+fsEZmpxz0lmnnXfimaeeeaZVzjp+UrGnnF0N/weRQR3NWFpVxakY5or3qSZWdsUNqBWM1I1mU3AkgbfSoeYpFeCLiYo5EpAaOeUbgaoSV5KlWvqXqYzoIdqSheHNlBGtSBLY36ENVeTVabMZ5xB1yznHW6TpDafSZi/VB6NYHxa54oepIquatjEVte19JoJaZLDLgWSbfdxJRW1JUrU6XncWwrugdMLBaGCukmJoZJFXTguspoayhG2+0xmK6sD/tZcjrBUSSNpVEpoqW4LlnZiojIWG15SrthFor36FqnrdbBq/lOyDD9c64D8KpCnXmS6/hZc+b/7zV82C4pyzzjvz3LPPmW3GGQ2B/iwZs/diCpNMpp2k6msoE/+qbchGkZRfoQ9rahpfa/E74UZFWT3VTisZuVR3Uj2onHk+0YTxtOje6tWO/U4nNYwHFpebmLAWOmylrcKIm3gsQkg3lQavxqKDyC1HH379OSxvboVa3BCt+UKoKrELwocg1bpW+mPdF2Ia6ZSaeghU27extFtRgj/VIVAlkoilTaZS7l1YaGXlr+rBTetSol3TftOxXKIH9XNoj2zrvWSfLSK0+yFFets/vg7TVdtZ6fd8vwpcoYPSr6UAzGrCBY9dN+Q1BV973Vy0/PPTX7/99ye22Z9UrIP/YuyBB3hVcxe0mIQVGW0qLMQ5lpbK4hQLVat6mHNN6rREMRERCTb/7rKOUiblEWlhDGyPstx9SHSpFZFmVNoTT43W8xSn7YY7tmLgkTKGnA/WiCQgZBUJp5e79czHWmhDYYJW0jQL2iZuvCvberjywLCNUIbBOt71VlecD9YQcV1JIYRuNRaA5e2IaXESiVoEu0iFaEQAI2NMUugjbi2RY867kg71pS6uFKUmgkNSBU11uug0UXcbGld3AgfGIinlYljronXsA6xu3WRTheSiUVbWspehCS4yoxkT4uS/T4IylKIcJWQyxJn9kZIwvprN6wgGwBRlLoMcgqPjkHPHCxHoQlXb2hCfA6IQIu2GL8GOiwbJOCM5DTmE9FJw1FIp/BglKddT/44Fb1Sh1LlnabZsYBtBthqGHWlxLVLQQng0OVNJkFzrMiQYTaUjtERJbKviEjsNuKVrla00/sKj25rzqx56p1pujJW/AsQc20DxR6JqEmy8ZTarqatbBtNgD8F0yAjF7nI8EqYOSQY81vDwRWNTSkc3tEQmKbQ7uIsNpXJlIZUcESXOTBBxvMXPL5bvfGqCmTn+4ab3eTKVQh0qUYvKM/JwphxDMyp8zvYd6D3VOq17XkFBWkT84IaaI0rRsLgjyabuLXBKCpJwquZL3/1NeJS7XL2YhbfCQcsjALKcCs2mlcVBs1bbWh4JM7UQiiVFr2WVnEjdyLB7QQ2Lp4oqhv+8BcnRRcgiAyJY92ZVvEehSlV1PBqsglg6UjnnepLFnMQetcxjglBvy9EjOUcrSzGRZYUgm6y0WCsttdnSOqQJp1oN6it2bZMqTPnaJBd7rOrUR7gUK1nvmjRTJi0XYWN1EtNKljsYWTJ9mFTTALjQPr50Mn5MHS95y2tex+ivM/0zKgKLyxHXpUW2+DTibHvVuNeoS40UMs7kEiUs+uTxqZB7ZYw2K999NgpCuG2kVx0Z0HG+FHhI+EfvZKgQvpgMlrV1FzpVyEojdoSkU70VXonTqcZiLF3cKmBGGWlLMfLoJPDRFpZUfLeKcZN08R3QWZyzn0jmK3Ggwxw/SdX/O3eSh7jNkZdUr1hg3n1KUYPDiQ/TY2MT/wcqVPLUBVv31wvV9ERUThasGqRDPKpIopMbHO4CFtkXvbFwiZoisniMS9UmjTUr02lctrtJvtDMZucdNKELPd6grWOpRlXORksLMgE96ao2yuVxRZghsppUwLJNnbPk+SBhltm0uluowBgt3XFSUqU6vvGDrHiuDxErm6sBHHVCK9l9zctXJ2TgQaMDu35l2mIfrdqKj6XZLGXno7WlramP9iUNjTYqfusriIEiq4MkVMBOIx/Z/FotyyUSuX17MPVK+J9o3fhfO65Suie2t7E6GZp0fRdzNE2b2SzTlZT6L6P4Nr21/zWWgxyGKeosnFtVk82dVNbh67Lb57mgj00+DXRQDW3xi2O8fkHrTDmYCqKQTfSX2/F1xUoVanBebittw6u0R9Qq8/SkS4/TUWRH8qIC0hdg+iExu7vS5i7T3KqxY2ll0RwtAXFqQqvZbd5e2KQZF8w1MoFkpVY+Qb/BE8dYn5g+74MeDf/j5YwjpOla+imuovU3nfZS8mBF0lGZUaAXUxboqnI8lcP5m0I5ClWtk5O1Q/pLq9p7MV8b0zNTjHg8OSukWJcvB+t2bX4jduZm6WZptW2jVsdlt/WdocoBPHwh1i3hcppJTMJMZvCjeMZb7/rXCyq961AHU5McH7Emuf/tkQ1d1+/1W9J67jjVDbpUse3U4xg4ccZLGLWER7BxjrbKYEaa5gKETUzzd9KXx1ddZUvYuIZwofb5emsLG67oQNRr7KEKIscSLifeDoaSzapD8Fara+9+rFh6q1RV9FuAi4+CNRDy1RtnsZSxsUik0VayrchGHZDjGIQvwQs11dGPVArzFBKsCQfFRJqPKQ3flIvXLRFLKQo1NVvbbE7mWRc3LRCouE33mJpt0Yg8RUpGsAXEQRz6VIHE/VT8CBrsAWEQCiFlmJKf+InH3Y7S8JrJQIfbhBlNJIuGTQoyKYwaAc/22Jm4Tc6rhSByZYgVaRUT9lDbEdJKcZUDdRv/i9WbwURZkDRVmz3O29hdBoZgbK2ZAFEbX/XfDPmSkjzHf2mVK81hEmadU9HXqKTTzREEha3FuKmHtJQdvtzaLM0ILGFNfqgWJNYXgmALBw5I9tgX2CwLFu6XmJ3LUvxdG21hpqRZ7rwG/QWXC24Z4Rxe0tTGECVTBYIR49zIPgGULwIOD9nZhpjV+A2Io8UWF5XbdMQcmTzADuIg6tnD+uQFzbDeEGJjNmpjYQQNFShaUTXb1QUYNBFb2IQI1eUVgEnWgBkUeBCH8X1i+N1Z0rBSKxoPQvGVlc3cMbEWbvkE+xEOkpgL8EBS7IBQuYAE1NVIAWmgi2xefxjfA61W/798IcIMngmmlj6x22eByoeZi4kE0CPpC4phjgiBYqldXSC+DfSkzVl9lO3IEJg0mR4J2/gozHJZWCOZR4iQYC7JWSSVRzJJ1drsn4LcVc5NyskUU8GknFFe4dmsHAThWLE8y5TJnL+wilr9Y3jYR8Qo2NKQGbStxT7Ygxb0GfqgSZvAj8384Da65VsCYVoggRESTVEtGzLlHaaJSbRolUFx2ZrZ1qLAXC4hSB3ZjllQnq5x0AaqnCFuStDx3Y7RlshIlm3BmPwF3YG4B9r50BleGBQNT+M8pUjdHlqR4bhRnfSECsekkW0Z5Y8VoitZmlhyIo5YnoXhDnl4oAgJ3f9fmQxhqd0F3mYmtlRtsJA6xWRy1Q2ulVUISmRk2R7meIlTfVBA/Qch5ctMBcuy1BfZiZnfKRMR1ZLg9A0bjWHkVM8W0gsjTY00oZVWxeOtEExFVsSeZZLL5CAPsl5bwmV/+mehbdw3EhUCJhh2TtZCYeI6pocxCgf9Hc6BqmCrQE2Y5dwGjQ5E2tfk6FBNpQzWzAepWEqkpdRUhYfYuUZT0ZWI7AZ0NeGEPKHjuFASSaZELZ/vaeSGdNtOkMVESVCyEJutBdAeBVyRLR8sZdO8AUU+yo4AqgYZQZoudY3gXM6NgJbZ0EhVpBx8Hl0CHqa8FBJh/l9J5lNweodntUj/6LEHthnml71IP6Yg4aTKQkLeMB2jCdHcQK0ZoWAV0gjI90hRwziOhGiEw53ew72Fd80MoFXcfzJqoy7aVtDletmlU9HYXfElL0Ki01mUQZ4pBHaepDHUiYHPtzRpReViOhYgv/3ePQYJyBmQvSBZreHIp83XlD2VO6GgPgVRpqXi8UzQk5iOV+3WdELZkHVVjzAZX7qSmeWlI32FaJYpFGKeXz6rbj4pM/rOqRJekuEOGv4KbE6dPnXfrEGPWpwidw7MsN4T3RWRh3TNezHUuCHO6ozNLS6L7NgkEwmgtfCNVYSMbXUNnsXQvRIKrR4HcdELnJ0Imi3bIprPfRbq/zT+mQ86asVarFAhmoAO1QcWTgQ2lFJux7ak01IMWLG8ziw6Et5tk65OELA1y7ysFHdmZdQl172N5K1NCdr513lS2RJRV8uK1glxVIYuH501jnVumLmhU4P2CsNMzZZQmqWQ2FlpWLS8oy9STt2gqE+uEr0BGdPkEFrd6H4sqfHAoj5FSvVpornIBmCJpArBGnAp3AvOE1C6W54VZks2qEwU2a8ca0OVIro902+qVrsYJWW20deRpm0u7JBdyu9V4sLJ4Zx6IOatxSBEo3al3sTFCX9e7OeCrvxsnGfUnna41LMWovrRrdtsUXEAkedIYE1ulh42I1AO2BDw5IVIKf/JEo+X4he9IZKGeUrT9mzo9M60kYxaaKrOFaC6mFrZIQqGhturVB0bls418QsmyqpXCm5O8tgAgd8FWhHqqFrzZaTUQVE+WVEgxd2S+BzHLm3sVhm2dp8xst+i+F/lxYaIeo1u8uvzcJX5rZiEUlm0HYtEalbW7qz2uq+swuRPSNKBWkgwQpvu+QdugJxA+hWKQdi+HME/PIBdZG7EqZ6iilfoonAK70x6aaxQSckIDS/DYorxqeDVbBOZ4kR1ZqB1hWYEt5B1eVHoZLC4MlTioRsllWPJhIqhcOELU9BWBhjS8StsNc2HNKR/0OS22M6PYAspEhkiJZisRImGfUz/kD1TULJuFmHMSp2uJi7Z2rQgQP1T35UUBebZFX/LiAQel7Vr3wgr1I5xvVXPnTqeAOJVMb2jEZPQc60o5NSRF1/tBu4GwEWOS2laDB2iIeENwDKWxUzTde0he2KlG9+VjyHEDWqXoUJcm+ynCrvyK+tJN/4JEpqu8pZi4kFrijZg70mml62VJoLaHh2H67wiER/vHH2tS1DdB4VZErWpGWvyMLnrpQJlp9GOUlqksxAQWRxxpnbzBf+YXvoW8nyaiv0ex1QnFFkd1JptvxaRsWkIIVGpg3qhuAFJPFnVTcUX+YWHhlJnEmIooJrgyEye8PWbt+BkV+kasNniWzlT/+491CeWUw/5kbq+TsyyLq4R3fPRKfDqklX6B6/wbWZFzRFpIBYClwUzBAjvoBbMRQ72mcQlal+cMCzb9E1fBqKVg+eSkh+pjtnEU/ZE7vBQM321GVNgkLWh3+O2mpQkaBD/oV2RNJQ4rhWbG+M8aD6RjT6HsyH5lp42ppj9rQ37oaUQa+PJKmkt9RTWkBTvi7OC4btgZF9WoEV9UZU4INiYdHY2Hiz649zpV7NRKybDn+0aJTxGcDgtnySNS5S09QZG1RCTp5bxImky8D/xGyeTVcjNZ4ruqBqx1Qn64mMNFntwDBIj87+qlVWfoqveFuehSNaYZlb8A1nC9HZpUv81gtei4nRv+zZjZGxdEtW9DFd/jNxymEugko4XTjZ56rGyuJ+RYuVCpSFlLg4dpRa4/HJLcajHVhdf50d6Pt56Mu/20csC1Rc/StkBJfDgJPFBxpwvYuQMBY/Blh0be4p4h1y54dVOkiOufNpRcLYb6UobfvCZ4WhBIpfnuNAI8UhNtVyu/dogm45JU9KuPHdxhdO6VvJ6E1OWFKwzI6zJKSH0QJCMJitG5mzBRk2t6DeH9d6VEJzGRMkh+7TeKOOqPidKZBd+XpJbyLT7/MNa/naRG3n+9IlndJxRpVGBzV8eD50qJlMBU+AkzrHyMRlqnR+UMA7f8nCsgZRfYoz/ejqeryLgmBdgeY5RycQsJJ0jbSRZ3EQ0KzYWsQRWgUypHSoO1zH1aANuZ2ehNGOWJAWYSZyOiCPkBsVrSF63y0WPOAlqIlnQmoO1u8SUVlrwXmcKBt8N2qRtPqXNCv5NrJTqmvs3idamXl+X8RVzjaTmLwkpjC5J2yWSBFU5ce6iFzmSoVe2T65sPluJV9gn+tz2XXCuT/H2kSt7kffJn7RwKiUEL2FoOYAEZwjS5ziOitTaWEGtDP2TxOCTyXVOFLjKbRghR3Sc6VZteTZKcnVc/0rFjL1H50wEL7kNobcIfNzcgqDMZoWhwQSf72Ud2iXdnudzIDJdf+UcvQ8b/7jNNUE68fbIjYZcGuD+0oqROZgnYAFTarwdLRWtmt3CsJUL2VbDuRxaeXNyzL2WGHLwhbX/w0PIvIO/YcrJfBQEwdY0hL7r/MtTmI9w0alLol0xZaHEPM47JY8zYjB2E4nd4x3nByNexGdQGIYh1rw82+9mXoCljHAEEo+zjI+rssTq9j+EF08ve9rfNKLxz3jFY0o0QseZUzddkYp1Nb6k7BpWdwTN4lr8QxBY3V/PjhwN67W7WThOod8PB2DskNdm0BK/rM3hbsJl9OC+J0iNdBpCTVCEnb4T/S3O23HdXw0e63BhLdyQtJhdoByxWcCsL2QXi1Se1lgF0U8w8/99mGGu2dG2r3lg3i80LZAFf3cCudfBqPijmAdfuMc//AZfJKTVu1a0fwQjylRT4e6403uWsY7fAjyCVk/Pl0V/BAavo+OA2d35KVuNjnwaktnHg1CdaeEGt8Q/YO5OoWXMlD1bqv3+/7aPJBVAUPk3kGBBgwcRJlS4kOHBIfz4IeF3BMk/JOX+PYRIkZ9GiRSPPERyZKJEiRCRaCzHbyXEjSNTfuxIkmPKiROHfDxJsmW5DRfaMbIxJEqQmxGRrhzJkmnOmzZtupS4kqRLkicHIuX5dKVGlyvL7Rtx7x4eLhY7ulRLNSpEr01PQuy5kSVFtC2ZkvTIdKfTIVVhyv3/mQaEhpsi85asmrbl1pMiF+esipij1aUa3y6urBbpzXIiH3ZtvNGrRMQPtzJ9aTWtXLqoo9aMCFLqa5eSV6d97BanTM4lgaP2ivl21cqXkZqETRcn8Ksa9c6ebbKpUYIcB/oD0C7XO7XIMf6Tbpvfv3JVLjAaZaaTv/LiWUJvLfvqYa2sj9YHXF/jgwvoQPDhuPqUSksv6joKjLiqBqJqtn+OIKiiqRJsTanTRlqut6SAMy0i2ADT6J8HBrAHHhPtQfHEFe0ZYJ9/9NFnoCkGOqehG3HMUccdeezRxx+BDFLIIYks0sgjcwSLpXXKoUEgJKFUyL80dEnHSiuPgeAD/ytKYEkm5GrrjKalmvpKtfk6262+ndgs7QgGAiAHgh4gMu8h8aLrBQFIJPCnwPjwowg1lADdiSV5HDjGDEWtZKadRUNwT4ECIIDAgH0eEuseRArYZy24FjMTo8Cs6qeDdtqxctF0FjUj0tbkwswkzTbsMKSX3iQFEghsMO8+pIgjtcwN94ursmNh2ovDArtyTSmanOLMN760ItNB1YbD6y+oKkOsM+Caq83BaIXF61inWoprWUCBJZTCpWAi0MAKaTqKzenuk6mmyaxaqYILHEBn0TTuAUAEBdJiIYR0BHGvHDLj0mhSCEC4NKl/3gmhHUWPAcCKio5KDl97mzN0Kv/EYPrHBgraoSAfqapa6Sd0IDAstfz2MnQzlVx7aAgLMHj0mHRQTYMeEAKwhzi68HLtqXZ11i3kUEED7h9MTkxR6625fnGKHAZiosYoyS7b7LPRTlvttdnuMd5yyqGCybaP3OAEetLg2Iw0UDUDkRQYoEG/am+KrllYUYquQmr/cs7Q0F7ySK9/WgCq5pB3+6cED0BIY87yMJft6QzNjPaffhzgOw1yiMYyjRBY+McCCehpB4MKINqnAEQOKQATjJqGOMFQj9o2InlYJnrodI5Jg/lXzQwzZmDjMpTQjeC4BB2h5POQPsukvpfM4MAdzsx6eSvZPqlXo43DeSOG2S3/nUL8VjOZqIIcXLDMx99AD0l3psS5hl+tGZ+DQkUm+ZjpSx+SzmlYUzUxuQYmKxnACaphBubxDVXpcEA+QOYPjYXAO19ZDp4qEDTb4a5O9hBAPNoBAAN4IAUWSEtGEqMZp9xKTH3BT3keoL120OMSD4CPV94UJxDQCYBDaMQQ/hEFuozJgVfRz0lOksJUdRBVW6yYp0YWK9WYq3CMMxnkSEXFifxjECxyo4pS5KJ/TEFG/wDbP2xENz3ukY999OMfAckQJcFtHepYRyB95B903EMCAQhAMxbwBkQcox1uMMAgeBMVqECmNhQa16ycRjKpCWo8balPeeDUDgjEwIEQ/6uKFRBADwS4ByXemsl9eDi+rZzOAe14wwIcGcw+NEMDG/iHAkZAsU5FZBAFIEunIjS//QzqZNRjDura0YETCLMZjhTBBtTCyTXNC1cbukxXHhAAVTLRL2fiTwCXAhjmSEZZjBnjbag3zqeNpyZLa5yybBISCt3KZAMsHHU+Q6h6euhbimkgZ4wjsulEBoucVNcQ8GKaAKLMgWT8CM8I2DMsTk+gvIEbRLSYDsJI4AICAAAE2nGFfoBEhO141eHGE5GJgWCZXcHCG9KBAAusIyIW2YABQpACcLbSWyPdX846ohQWCIKDr7LiRzZwB8L44CglYIEAEICCgbwzfaXkV//MUui5DzjyEgK4Aj2IBgIRdElUb9ENR6PSPbrE709WUwDXAJuirL0oRgMJxtgQmVjFLpaxjWUsSC5SDiaFx7EMUeTlIBKEI1TgA6jqgCKclprpSQd97LNXzDj5rPTVj4KeodwCRlGYiMKvIkXBZxkpU7XqLa5O/aBAPD7wg38EoTQROelc+KG7TS1TPNr6DnNU45iHIGqFnJGiVDhJr/+FMVoEVctP5ESnHyYLXL/yXivluZWmnalAxynjbtIVnekFhn7RLah0fBi+wknOOXkRp/6KC6KYtGt9w5OJhhy6GJy+q17yrBBAyyq8m0VHJ5xRbhre0ISzNLcE/bgACur/JEJX0TKkdxKPXV3CBQPcAx3</text:p>
      <text:p text:style-name="Standard">NUEBzJ9IDmAbgAQ4iE226FeGDuqQEIoAAPVgMgbnO8wgbUOJQkKLFK8gDQjjkiBWxdRin8kOLFFhDUaoCBASYgRyt+EEUfPYdyO71VgqmFikvc9EoH/ONb9SaHAv7D7HhsbJ1tvOd8ZznJDEFbuU4B2X1TJCftAMErAwZNKhqKRPkZp+k+ZBGodxeCdaSzCIzjrEQ8w8GkIIwhkHoBIdglPRRJ57UuWKZm4IRRKWhFUo4wnoXk5EnlgcJykWEWSrCs3gFJ2LqusoaAiYB3BmLN1kJrU3MBZ3uErsrM+MevlqyF9F+dDoLbKBX+CdG//vUq52qZR+FIEpgad/rf5DRV4WIvRdpS3RxzeIIEnWzLwHKi9Ec5RmtrCnfiSomwaA5JUfVAlnxKKETqvRACVDM53Jk7BhW3W1J4AOrmAwimffw3Z0g4gMQtOMC4FRXtKs4q4G2CyQD+AA9KBACCKDjBJZQDlKcPZSPVLkfEb8XfyS6FaektQP5KE0U8nEFQpsimmEEH8nGR579OFTKdfprYLXGInsQlkZ0tnqgsZ51rW+9bYOc7JO0rkjZSkQ8mo4TPS7wAAsRhbhueRiEgFcn8cDXQg3qCEHCE5s1vmcix8UTFFtwCcIgWXGCGt9JELitIwaB7MR7OC/bIeyla//FxHQRC+86FdnbIqYxAYULSlaNAXg0PScRNw9GCBfN+LEk4g/DCNv5AadRQKAJTQvNq8vxat4Ei++sn3tIUI/xhIKuNDisiEXcxBp9KRBUnkd88ao4QWNpND+kfpp7y2yto7dWlwrly6DwZbz9Oq2a5+XLsW6LuIaWTL7k5c0R+iF0AHhnKrZ3iQhf57C+3x1CNjE9hFhiBZwJEnwnK0ZCA0AAHdKuPE7KlkIF3wDIV4YABU5FAkZgOzoAxJ6CJPxDTjSA7H4GAzAMCwoPh26INeYu3LTIAZgMWP7BHkTwEPDAU8ynK0gnQ6jNwOjl5TpDWbDjr9oMRbZGjuhoIO7/KI+4LgmVcAmZcEfeRrKchOs2jTAMLUIGYhDwABHIoeM2wyiO7/8Q77hCJu4q4qQepCjAjNaKCsY+Q4osIvdcwuzIgRFqrzOaBvWKjfiQIAzDCXQ+YykQqCKQhxxuZzzoKS4OR7kszlPgY70OB4pScIBAAgsogB4KcVp+o0uWI0Ieo6+iICugCHGCIPDiAQRswEPWiwHRIgXBBCxeTff4DmTeg3hsztgI4mkSCioyaTGS7j6i7fkkcYfK5Noc7d2eY32qZzLYRIcoSDgIRZ7MB78qhIz4S1iwrZXwhbzUS/pwji+yApsiBQBFSjH8QRBsyj0IAooOSVqYQkL+wdZm/xA7yiEGErDjwsMXkcI/7gEDtACCoCwrNOUeRsACgAIRLCbg4IQclqhOqCxoHKAf+MG22IsgUKdmjmjMJGIFay5kGKAZFmmZ8Cui1OV67A9cSKq/zOWYoC7qhJCw6iiPkLAJZXImaZLrBiluJIvrsgdAPjAtoAgTUqAa0IHGPqIcosAfPgCm2gEdBCEGTABCNgembgcUQQZR0iEc4cMfBACm0qEaAMAGbqC09iEGJACmmgcVBMCGkOK1Zu8UwSUlSEI8FOYcmYLhQsAKOvKt2uEeEAAaIo4z2gnybmfy5CIgO0U8dAfz9oE6nAgpIYBoCsYpfYXfKI0fgI0cPgB39v/l+C6IHlhuANoFddIBAFiAH0SIYawAE0SgA2oHHSggBQZAHIcATtIAFbhqM0pAK9VjUSChE2LgRZ4iIAcyBTaOU8ISIgZgBCqxHciBAkbAEuZOPMrRVVgABRAAHc4xv1jDXKpp3xQnXzzDlqDm+rIxehoonoYnPd9tNshFlD5pepBrJkbyT7qvUCIjpKArxxhIftzppE5TrujKo+5vhPxhA1KAAtAhHdABAGLgBoirIoTTUzSAKzeGb8zgEACAAq6kg5pnKkkpLRSpEK+KOZSiAiQgDR5yCOhxhdowJI4ADu4GAgRkCh+FSphnne7ODvkBeQpNgJwxrRxgDdBiJP7/gRgEAB0MctH+0tLiw3/2jTsNsU2chs3gSOrezB5uYI5eErFqsku99Esfq4IkK264Lp0AROYg4hM5qx0QYa6u4gHwQCm3SEEFwB4gggUA4Biu4GX+UgFSYJFGQAFW4gGSqXW2CB0EADRTohzwdE4r9Bg6ACLtYgpRAcnISSamMxdK8041BgBG4AnioXn6hhtEwAQGiTLITh6kIPKGjaAqwzC5IFOy0OK44CgegFL6pnnSgR7qtDbo6SWwqRUqwDiuEQW2gwKqkB8G4EgVzTRDwFUMAAOqpHkGRhCgIQ35AQ7uQE4slSQsIQDugXn2ph34hhwkQC0nQlMQ4QNUKB3K/2IfVkIeTqVCBwYAQCwUMyYNBEEAWGZRPIb6yhNy7EpxnKI7wQR8cEo/HHBYxqdxTO16Juh6aANy3Ct6QulPxsyeKK0t0kV/KC0XlVHb7MmuEgoAlxVV9rRL4Oa/nNVVUqDguChLRgATeMLWDtMGGEFRnGdgCoZluCgN4qHLvuwa+WFmLpGiCCwfHIAePmD0/AEB0sBlMsslHuAOACQG/mEnlUd1joF74IMnxINHNUDXCGQFseCIIgKWzEBqES80nPGMdCz8MilyvK88ni6w3MwctNQIuRRM/fZvAVdtbnIdonDrBq0wDowf6JFhYkciCPUeVAkDNCAGTgCmFHADyv/hW9MgD0ZgMdvRRLNJAykOchEBA2IgHyrXDC7XJeThCtDBAU4gBljAAADAaIQNNQKv0z4NYoYgXxsmLU6TAhygYDwAC1LgDagkAynrhzDCtzCzAg6CTOCRZmvNmThlMRFzLCLXBvDhBEBAQTuOXRLnJEIPehuESOvEBAzgx5rWLegxDRKhH52VHBwgYCjgBPIhBrYyVcIRIi6rJyXCEmDLbzrBA4BAAzAAAszgHBMqMasBBCAAAVhgA0TAB14k/pYSADygH1LgCuLhKt9B1BTmGECAAngKDt6hACxg+siDJKklOUqLXwLjEVtLfQ7EgPglXexj+SgMUHJMzbZx0uT/Y2dOiZQqo2lu5louitzyYvpAorhWggJRBQSUyiL6TzZE6BgogAKINwtGwAH2xsqcwjAHIQoeoAJQ4AQO4R5OgAX8wQq0wAL8IQVWDgP6wR/8YQBuoGBj5if2kYXSM1z4wT+qAQIKYNEU4A7IIgVeLDlmpjD4oQQ2wB9i4DopoADwOBMU4LoshB8qkqtui0zS6g1epidMwBAgwFxtqOi+xXp8gy3Aj2hhGT+W4h9woEqFkGsG4Czi7LCuLnCBOZiFOUj47NWoICe3TpGEIi5KIAs6gBkMGWHEIwY0NANBx1lbRh74oRE0gAIIcVjjUGnTwA/s4QiioJvbQRBip8lY/yAX0oECWpAfUODDVLY8QDdAaC0hL+c+b8lZG66EsDkd8oCR32N22qEaAnUyZ/hOEMUM7EALcsyKk2t3emcxjwATKJq5hsAHNNReiyIltKwdPsgyHtCTHeCb3cI8YMw87MEPCGOukMACoBYAtDkiRIxgTmAAUO8fGvUeUgCMHpmVSOIGDOAQ0qADrmwIfIYFCg4dLgFh+AET8ABy06BXXeNpVcliAvgEFumnIaKm1paVTAJPHod+So04rsWaAoOf4SWiclF+BqfCovQpICjpCoonUGZpPIPPHuwtoYU5iiVasIWH5To1oKMtUEbBSiDoOogC8IABNOuaSQL/6AECCP+aKPSEHCDhqXNnLDgFExpnH6b61jxlUf9B4xTQiNSvMxQpM5XkfWDiaY8axFYCH1hGqOblsmJARNb0Ibf5usZqN1SVVyRDrlEqaKSgpsXDBESAAkjYB0wVrve6nR7uGNNoN1rrOVQS6tzMJfn2l4c5vMV7vA/C65oE7LJuChcBAS4hANqqXw8hAAJnIODhA5pTvNKXc4ayxgjODGQqMB5XyLoEHvyA0LIALSJkc0DgHmhMDH3vH9R3kQfhL1oAtvAZBzvkq58VenpXYxA1NuEjKh1afsPFK/4B2IhmVbbIDDBLtJ/JU8qhmV6cJeyhsyigB4JApZEgKiGBxr4l25D/YA1WdW8oyUpQ5XLgA9gizwLMYX3dYWZRI4vTYDAjTkVZ5i5TYmZq5vh6QWMoYCgaJIpM2pewwCgS05fkoc+We3fu4anxZCAaFQGs4CFqyg1OYKmQuGAbTbAb6lcjai/iE15amTLJDYlkhTxvTIzy56GmyIWxu6H8p6lEBt6Gka5/Yz0J5Q4jVnz5QQnsADuZBxQuRQIloqYw006RwDpEQD0KcaLJYgbRwhx2x5BpFg8n9HJZsSn0IiEzM+A6uRyYGwTIwQ9wpyhkmtBioJ8e2QcsgiRMFEWFNPfEMZRQB3HBB3K0CAIwwJEuAAM2rmsNwBzqpIf5HMpQzVCSba9M/1KwVTIIAYsI72hLyXve6X2YB/eYuc5uBIZvmoeS0CEXYoALIhv+VrV9wwNu8BQdCtFP3aCi5eLYZwlC4g8zB+ATkY8foGE7Wp31cO/EJnQLIVvTOE22wHMyFCYN2sMlRrjQ3jyKO0BfHQaLBugfVLXfnedKSLhXrobNC4ALJMJm9+HVsOkD7MEEIUKKRbQ13oIS+12DRDUdkDwj/PQeLAULcmGFIq6mBLzvfAVI86EoLku8NjqVExUrwsM/diXcXd12tOAr/iGFyOEKngHGymNZURQLNDwdCoO4Zq1W0mtxtgKv04RDgBFVDb2/MsltnaXdEH1uH+65luNhz+V9cP+snc6nOWiDB+1Fcn71/EpD/OSFvybCBPIBALCzeSKeLkQMWeuEKCawA3SBNFdCXTsl96oXAgQSB8SDrmTscrsCT9zlCCoHEnq9SUNJWQVAlebKOvYhBbRwAYjha/VZvAYihejBAUgwfX51JHhUQIYFrUSQkroIVdBBAoAgDXNpA9EtZE3jhkmDMU3Sibcbb+Fo6mCk6uS93vV//730JqEQIP4JHEiwoMGDCBMqXFhwQwB0x9qlS9POTJo3pkwMOfLviAkDEO6N2MevYzl+/PyFaBeCRcksUtpJsIDkyJAYFNDdUcDvY8gCCobwO1Lyn0qWLv+d5KcAxQgMVyBQTHP/p0WUIy0upQGhAclQfl6JIhGaMsSxEO/IqjQDAIhXr/zKHQ3hD+XXIzVRIvnXz0GaDicuNesToHCBCh334flJsty+AvcOFdiH5OM9CCP/oTxZ7t1Kunrxhq65xkE7wIUDXApwx1AFoiX5KelkpkMneg76jWZhtgMKvbGZBrjswQQ/BqS2asCrYDgEAyYE2iX6TwQEdCce8HuMCN2FB0LJQuvQzk8Fznv5PbhAD4INfkN4t3OAQjNc0UO9CrUJlqhosmOh5N9d8AmoX38okSUaXAHGJVReX4Fll4RiAUcUWQ8OOEReNtVU035hwQfbhglKGCGGJtrloYoPsjhgXBRu/6YicBOGBaGAJPIXo40omRADAOi0M18+JfATRXxmAYACXHb508lZdW2HByL3TGbXY/eIRBKM/GgAQjvfaYaSQPmY1s4xZlgkUToSSQSBBnYJVQ4KALBEQBAT5kPBMR1YceRQcNyxlQ+haYFBOxToBhwSG1yAjkVoUhSpLmymgQE8JVZw6JrtpEFPGoLcOeGOKmpoIlEn3dcfkwviOBpZ/wwCDzz20GqrPbjmOoA9+/wzhT4CnRMsQ8QWa+yxyCar7LLMNuvss9BGK+201BoLYznlrFMOFeVU661CD9yBDiM2lFPCDwuQQw4FIpjQLVMj0NPmmWageQxFLEWZSSvk5P+m2QMB0CNFFkNE8QAekNRLEZttMgzaP40ogkCQFaEpJD2XMBAEEgwEQA65DwJI1klrtdRkCGnQJR1sc9XVYYkf/oMFBfRgcB6T0mmGJSKTnbTPCFQWwMV2I9xzppBCsslwOqDBxmWCM5PTyg9/jilmTZo1Yt29h/TB0z9qoSyIPxyShaVk+xwBxyWQgEDoP+uRAwI+RZXTYjk4kXPCBuUoAJlkPKkoDwUTnSkp0umkwxVKKjFN9lcN3vdWjQZGKOHkJCKooIxc8oeXf0zKeJ+cIBJ499NeLZUi5QnCtRSqX6UK44qwq34hbHmpfvmICMo4oN0OAidnivgtFRZZRW3/Z8CX7QDAQrdGoQxaOQOWHCWW9+AxdE3cZb9lf16mEWaIMr8BKUUK05vGMSDEUKBX5oCUhgDEsAPjP5qm8Zw5AnYstw0jy98bsAC7oSAnDeQQ0r0WiEA2SY1qZMlfB+RRGSC04lNv6IdmXlcgzy3qLqFbkI6e5h8SfWhCHHnArnKVq1vRClc3+Ic+gPUPYdXwWzjMoQ53yMMe+vCHQFQWZ+KSLRpQIYjUAhg63gS2WBUAEeQAgCI6goT1oGNpU8FXOsyQi3fg5R8GyNIIMDEEC6xEAhUYihXx1bCGOc4xIGETOkCAgAD4IACHoAocjoCVBYwCAk1w2otYZhbQwIc3/8dAgD+WQqKjCOIdJtIdWP5RmnbYLDYVgg130BYXTBTgEFUiI8A8tbDEtbEdXYTPgfCyn75YUgnTeYvTPjQAAQSJLtSxj0rioUj7UMiTEIDESNRzgY8BEAkVkEAa/CWd3PEjHzGxGRIUQ6UxDkFMR/AS0tKXOFNCwH1laZ5LSgQj/oToc0NpkSoHxJ/XMSg/p3rn6gKEzg5OblSqjBEKTyij4dmNQxAyHlgAFKfpsChOrQpRiU6iowy17kIDZZLknJZO1AmooqnbT0ei8AwAeGpvmjmKIuPiS5WcxQpe+dk9eLalaU4plKxEiZfoESZ4/mMfFbDCO/zBgn58AB0S6P+BTlngjwrwBEL28EMahFFKxB3tA/bozwbuYEwSlUNT81kD8jYSBDgowR/+0GkBKIAZsL6DqAO4QcFQgtXcsNISJ6iGTCygGRNebqAVTRHwVmmhdY4ldKGR0D8w4cJasRBXLzSHr2iYg2Eh8bGQjaxkJ0vZyi5kiNja1josu6wDooJQdhnACeiBnQ145QFFg0AKiArW1oKVBfbQCFiAUCcMUM1LVbrBEfrWBz6o1h87fW1rrZBWfjyDPBQAylD+EQQNMIIc34HPASnQlQW1SD+8SVmUysJFf4jpKyVDaYQ8BJt/yMMvNpOOUK5GtCwJbSg7m8wRFJCC9qTAta5lwTv/KrAl/PCoHxRoxwfSiEIJAQ8lfUHTIQygGYEQxR+CSAcArFDX2AzhASm4DHSG4JB2QKAHJRlAuiiQj4FMSCh6oql2Nmml2ekJHR9Yg06By9PWGhU+njGDyTaEn1PlM58hUp1+Qnc8eH4lcxspJ+lm9GN6XiufoOtP5uzCSMvVCEAjclqVGTpkLacoydZNEY8qJNBRoRM/w7snPUO2uuAIxQQegEC+GLcSQSSlwipJGSS3A5kqNYbPK8VDf+OiAQhAlwHfLQdclIKtDZwAHdLM7JhkpKdtRiRpbLKIA+QhoA5/mMptJeCKgPMPJOylTOSKQkfgk7NS5y83RcHfoUTy/wCGEmhArksnhAJKoSmPaoihWa8KD4tYw+JqV72aoUCm4FjOOvvZ0I62tKGNWW2t44jTZsjalghAA6OgA4oTQZEUAwktvWu5pgqxH6XQA+RAAgDQoI45CpAHCMiXynp5l0pFEjgi2gAVhw6C2tjjHhSV82TtGFuBTIoWeHqF4XsmEYaw5spL4g6vR2AxGZEwiD5PZppPlAwmODIh6cwudig8r6XOEyeFxiZ/FKDAX1BwkgfNJS0qwlYt5wjORnF7Q3DwGAQ8UKTgnSQKcUZHAHiCPSths+I02YtmnIbnQm4X5flBHn5wN7L3wc6cp8qRkSMXyygX0ERdl9B+HMpjmP8ZeHi4G1GuK1eh8W5klXmBy37KGbkKaf3JVca7q14ku0x6qFu6UwQAjnGFfpBMENotVVl00TRMvFR7ZnuilibZrRiAQOnEcJWViVmNAePzfoMoGjpCcIHUFGY1J+gAOSCRgq/5nCuuq8AHENUP6nCungAueI3EQhRNkUMK8rAPUWCSDvowuq5vcag8NXdivT75xDXXS6wK+8JivzCGypZhs7NN/vKb//zoZwhmsWXE9BvEim67KJ/zQA5F4gUn2BlAqe3SYPb+wwTWQXs24FEnoH9jgn8CMAATgi1UhBLw5wOf4xX05QZKtwECZ0UgwyN6ETaOYxe8oWNRAlF5hkv/CqU75mUaH0A1rAIcTbcPPgMZLMUROBEPAmAJZiYdHIQiS9EX5HBJhYdX3ZJ6GmYAAPcBCtgfH0gBWbAXVMcCddIBQCAUB4R7AmEd+ac73TJVc+QD4+YNjEFy8GEBCCBOi3Y5JscPnhF5rcJmq1I5e7eAo7KCYCc8RnZwTEJQFwVRnQM5NIIgskQgNNJ2UKZ22ddr+qQqDEJ8q3N2e+chBvdjFzd2eIWIX6EUrCYmS/FtaQAAGhQ9c7ZrvNGBQxBfJJFSBVANiCBoVvMPzqU32mEi93QSjQIJpsdlDTUb7dA+p3cEJWAd6SABP0AEF1ZMbgNRupdVSKA7vnYE5/VZ/301Km21BlMHFpbgKAJmD4pmO4FYUTE1GqIBG1VWIDVHZNShQlpAbN3HQoo1BY0lfv+gDu4Xj/I4j/T4WNeSLZpVj7d3TPARBfxgARLQDogwTCY1MKVTIuhEPdklAQIAAhTgPlR0BFYwhgb5NARxHMkBAiA2HbNhBnqzAUSxHh7WFYF1YCTzGRE3guOUI460XbvGSnwRYK2gBDbiUHwWNI3hSZHxXkfgJOxDMG1ITkDmd/wgDzFhehcFWEOABW9gSVqge+QwdEVXFsdwhXWjAECTf1HQVWyji7uleIjiPsCGBP1AHp2wSNvBAW5gb5SxQcfhMbSnAN+YH63CAk9iSP95BRs9JnFtWIgRWDoBEmR8iHUdNDug0yJWNSP0JJgIdVcBwmWSF1jDh1FZ1ztFViAxslc4koiskypRBlBdB44YBYb+IAJHyEgCEWf0gAB0FT0g2DpDMRfP015+JiDdYyXA8w//NgoLUD90WVFLYUVICYsD4XntwJrVNyYsIAjtwAhN4BUOsRX8iD8fkA4kFicctFfBd0xiwWM89mpY4EtgQSe5SHRB4I8iBE899psFRX0aeHC2NiaEZVi3Qp+1gmwyxGw3tJ/12J/+<text:soft-page-break/>+Z8AiizklYzr0H706D8ZWBJE0Ytf0gEaxB3NgwL+uBE3pQEXIF568QDNAAkU4AD3gEZLcRL/wNQ8ogIjJmCh/jBfzZAHpUUiVWBLaVAN0UVMVZWcTgNhHYgSiDQ9BiIfDZd9/MQRroRGFFVl1CQZQ1MOHbdSH3eT8aAkBXWiJ+BdenmIlSRN/0GXNaEp6CAFMXBNAEaiAlcWiYMZQQEfN+ABX0JiZGFFn1YSWGk0E0ROvYAA+mMIXHASQlglQ4NNQbAGV+BhyhUyFnAB+XAh1vM+DndRHHQj4riIl8mHLdKdbncgG5iHLpd9dTdCQyBQEFV3IGJOTsNjeSdmBlWYPAKkfyd2jARQ5KR3Qhl4rBMe/FCWDuABgeMVQcCU7RCXAsFwLmMgOGpIKpWKXPAW2DNM/JcP/6BwDJ0gXmRXIlbkg6jKDz6HDrVHqwUlYqNQDTtBTPSAe2Pic/ewYYo5KuclrphJI1hFAc8wdZmHCFByUY+oOrKzTjlyICHynhKlSv+AA8QWsLkCfjRkQ/AYoAibsArrn+SVWdxSj3BwAlFJkjFSS+QQD1DFD1jVDveAACLAAjFwAn6BALD0qPjweehwD7UHM0OAVcfgBgjgASyQDycQYIaEBaDQDujgsf2QAg4ACSHhHdrRN48GSDoiUB7iDwDQgSfpON/4cJ8RgkRmF3rSgyrYqfgGaKEkFCvgcXK5F/mjszELshdgs1FCO+tUlFdgBldwAqkxGIMxAixQAnEqtP//kgKQ4AYCAJJIIB/3kAfVAAAF0A8G0AlGw28CUUUewwgicE3Ft3vpsLMeAA0agAFyRg8nYAlgww86mYpkNB1980T30gEp0A/9MAJAAjId0ThdNJeC2SC68yFyKI</text:p>
      <text:p text:style-name="Standard">ins6+jSSEcYmB8aKmpY0/0OjnGI3fq2YfDJ3YIiSBgtyJ9d6qiwzpPo4Mg5HAUlRd3ZzlLMThCgg4d4AcngAE50Sk2cxLRkwZneTlC0TIo4Tfu1V/dgwcjNyH+gAAW4bEeMAJR9ZvQeQH3kIJV8zrlIB/XKXmpEwQ2AAJs4RKNohwQ4hO5GAAxkAL1EQShWhMA1j7dYiP+cRIWcCgOQDBzB5D/aZAHzcATtasjToY8+xp3ajd44rh3/6AA9sl9xtYrv+JYNrSwOJzDOhxt1ZYtBzuPD3AJS7QcpUrBgQoB4vYPABkkx2BKQnIPAhBVEfiPAdkOjSe+06jEymQ4ScMMMHa/S6o02fsBF3AdM9oo7WEDXpFoJ2IFSwAqe8ZdeFkgdfpGmASatWoarbANRQog3MGWOvNEgAwbAEkPSzMvUGVr6qQXfbE+SFMR+FIlgzAzxwBvF3UU1NUIQ3AUACAAhKMmEoEIKfAAFSaSH8YRomEPAlANoAzJ93ABG9B/WALIXCIQACNnjywRx/AGBAAbnpEOCmch9fpQfSU7/epyL1N3/7F0ULwTvYpMI6y0gvIndnfIZXAnfUCGmX+oI6L5qL3LO7Y2Qp55I7x7cVjLOflkrxt8RYnTxJFCD+bhNBPJDCMVHHLsMj8DAWwpIY9xCDwzCIkJZ7gsJDbTjXnxDxtAXDfwh6rUi3LGmhEpmSmBAOTADR4AN0L8JqLRLUoQkAyjiyaHIThlAQowdfIkFMe4aUzGD71IOFcQnvoUSTMyRKBqOaI5OeQ8JjAssIeFn+HXjj+8w0I91ETtQ+tXoNgGxBdQDRqJkG2aYXO2HRoAAIggJGlAARjQD8aBb0eACRmGDgJQBZgYI/vQAyEACYZDAR+AArJVMObwI0YzHwWwAf8xYMYb4ICOQoV6+GPvkAs5usl+/Ui6VhJWAACvOQR48j6wMjNABUHyR1IKgAdilDacK9mbZyRKsQ9THddz5AfQoBSlNqkHd15WHSkRwSY8gwISEJUbZh8CDcx1MRdWYAEfYGgCiQFzC09B4HPuYWJ4UQLQYLnkwCYUIAD+UHT6ob7Z8742WQL+UNtWDQGCgKsCVxON86PajLsz8qlfFjt7t9FiFqp8acJtaKkt5zshFH0OolAh4muSuE8EQr2DydDKTFDUPJTrqrs2uXaxlHZ6SBYlUKgOgA6egg7FDQSNYB+/GgKHjSck49e5wAIpVTSbRxQ/gwiHYE0wck0A6AD/5GAGhxAAA2CvCrIXyei8STV7K3s1yHMSD9AHboCx9uAQc7SRBRIEP+AHVa29GjTFzQSOqqJOybRMGnRCNvEPtSQvFrfClFpP231dwSPfeghQHKEAMlxYuBIdNbyfN1zUXv7lYO4s68ct0EOPHLF/NOIhoD0QOKMUoQps6xUbSFA1CnKRdfNdduHgUpdoYLgZeD7OrvtFj50eRsYRhG41T5MfeMJHTbRB6hSJUuaPBiImY+3bDNhXDZKvu0WYNqHJr4rO2UKmaEHo8VlqeI48/EdlVbqAyrwZf7giclJXpeYV6zAq2ER36jk8u9PepfpBKOLkz7jNxzvOJV592tjq/7nLqpDoT6TykkyOUWJ3zZVT6DL9zJDTKic37YWH51RW53bjYEPRLVSH56CN6m45OV+EZJvR57A4veWeILaYF1s5JkYePCaXjQzFXkNBBKqmIiZ2ZKvID4semLlUEtmHwqXGgLCTwi73qPydu0z2TuiEZC/M0yxEKwOQbAU7fmHe8R7/8QZx1OXQ5fFoZq5qZmUXh+0J35sjZVk7fMprUFOr65wBK3HSYAUPi5hpr5FZT6NGOT9PveldYMkJh3GIa5EZu8uMzqwSqghnSA2CmRdCZNX76XeI8nQ4qqenjT5mvr0Gq3r3IqJdZCXEObBa84E1S002HWmHvwZiV4oYUf9JydX35NSu4uyOKfMWxfMHqU7qdK97Zzu6bnAMwuy9E/H4VEKwupkohGWDfqoJWZJ4ePWnh1dt1jsUhbzSLEiWP0/ruqn5TUIrvddeV/f3ChzAo6mJziprbOUxbJ8sRMMbz58gX/u2/+X3WERJLY/XB2VwB7ylIt/B27tSL5nEP8UUVfYTtZhCmbglkTmBpyG41sw53Z4ggrWcalFTv1AP9ZiVGXf7miGNaPRTXIeSs8h4hb4lPvGCmUmN+KklPvgRkirYrHWceTqrLjmMeqm2u7syDRD8+B0ZiETgQX7lBA4xiOTIkIQDI0JUyM+hxSMGIUpEspEgRIcgPVoU+BH/IUSC5UBmJGlwocWNCh9KrLhRoEyBF0EerIjTIEGXKXMeZEgyJ9CCMwm+5BjxIkuWFRtKXMqypEOXCld2fNrQ6kmmP2mSzIgy4tKuEYdixCrRY0eYGIsiJZjRpEGFP4u6FHuT7MW8bKG+NHnVLj+bTREnNFtR4D8F9iRPpmwPnuUB9vb906fv3z8mn899Jl3a9GnUqVWvZt3a9WvYsWXPpl3b9m3cuXXv5o3arsNyVMqt61389cmLa+MuRhxyoVidL39m3Rgdrl+GD/nWLVr96sSnJclibN5yfNGazrVHPXoQL3nCRg8/R4j2e/TlCF0OObyTqFzGBrLpN4/eCeGY/xD88Us/8TQabyqOkHKMJPTgK6ikmMpbaqWw4gIKJZcWvJAi5rgzKq+3tPvuLvcO+goh5lD8Ti0XLxzxPalgXIoqp6pycKqdFNKKLP/6M8osJEM0CaeUqtvRvBz1YtCjjfhzzz+nqqyPqaEKI9Ap8cp767sqk3MQpo82pK+hkWi8EKnF+sKwxsPw0pLLxLy7CEfmmGtLpxApRBMJyC4z1DJEK7Pnhn+m8KxR0YyTdFJKK7X0Ukwz1VRTIRNaZzh1NpU0wKFwUum7CeUTlDwzn8RPoolaXLAoOvODFS6xsPysrsVUdDFECBu0b8CcstuPxraE8qrPmaYby9Qjc/3tyf+h3tvSIH9CaCeEd9Bar8ijiB1yPMHClG6krLqMKzmplCKXyBBrMoqt8txCSF6OvDuLKlrX64g98ayyylj54BqsPX8pPJMnLnmFtWFaaZzrwqmm+mhZ85xc7FReSZyJJI79Slcjb8VEFcye3Ep3wKBAnvFUtawN1y+kIHTMYZaOlZfkoPj0auHE9rQq5ZQ/Tm6tvHa8q6607INM0ckOvcwecxp9dIpIRdV6a6679vprsHnrtJzhyA77Nvc6zm/CaW1cyrF2n1PzvUDLhTnejA3D+MN/njJ2pxcDS4oqrGxqDLyHe5RbXyvjzLlBxUSCvGYYjXX4KFzrynZbBY+uUav/o0P6UWUBieIT1sDAXW7YW+HLTsBc6WNaTZH9Sq+lqmxUGHIY+zq15zbnBJZM2HUcU/Q4KaYXdOVFdIxNHtMcj65e+woU+uuptVbfmktuakez5u25xZtjxxusHbEyusWOh163RhJVLRisxJOezr6PU+5zu43NClRGMxUrbQcpFKIOpajMcIEzj8pB1s72QAhGUIITpCBrxka2c5Sjgq+BTr3exjDDRUs+IdQQ7urzL88RS2ClExxKdgKXf9gHRjmi0UxgRiub/Kl331uY58LjrNw9rjoaYwuIeEQw06GJKQT5B0SUkIt0IEBBjmtLn+ATKMp1T04vVFOd4pczpk2P/z7mKZVaBnaiE3bocjIqnfsc1CnW/cUm9uMQf472Qr0FaXJ7/BgRk/MVWjFpKHtpj4N89bxnPQxaN/GYd+zCoS6acHceQoxQWPiScU0MZhHJ0RDwNZ4bButj4mHezfSIFIrUsXBpFAmczpQhd82LSCNSjN9oJrmnKUpqiWJUZ7I2mg0GU5jDJGYxa6O+sg3HmKhZyfHuRUUXmaVZLjMjhbx1nWhZBXrFU5KNWqasSzrGheGq2/juWJBUCrAshtkK6VikEUMuyGGeQ46F1skja+UlCAKxAgDMkKB/uK52MpHcb+a0Qu9AUkMhCl81SySmnplkPs+sYbpuSJ7u3Skwcv+q3rm+ByO1JAaRcsPokWokQMw1yD9HE6dewjNEe44lQ+eLFTY5hNIcIg2kFyvPfroolhyljoxwohdRM+km9+luMOAEk+MY1pdWhomovxolPXGiFhpC7zC+us43k6fNMBXwgFCzzGYc9ctlplWta2Vr2C64DnVosK3Iyp2QiFW7ivHoqy1rGSzrRbMIfRNC8/ldQGMYLBLtqXQL8smt7AirFRL1KwxVVb/cRk08NotEKmlZfh5nvR19JkT/0KBixpXFecXvWOkCClpyOjivwJRuK5LlhDzZHNoNqTDlomRm6dRKax2sIjmzY/oGB9jhZg9wU4EZQRk5r/ngcDDDk9n/htoi0l/Rr6Lkmdjy7MUSO+KRTopNlqpGGcQSNlRKXVLSKt1nxEES5o1XpF15UxrRKkqSk8yJWFA81pSICVKI40MdWXIZNQMmeAAK1EcDOePAtkZYwhOmsG3eWg5gspVhLbkTyqrEK1QGN4k3al1XjIaldUqpq4m5ZxjLtyC87aSgT82uf82YK3bNS6gC0xiLEge5w4mlj87BZvLo9diU+k9lJRuMODdcUmzK8IP/eR534pVD67KqWm66onljO1hydZV0VuSKawG0nOQ27qPUMgoW3aTJ7CaloRs1bhULWmaWxgfHSpNd3bYKptGBT3jL3V0Hd8za+QWNS0caUhXl/+Qt/+BLZiAi4W2t28eiBuhxY0xfnQ8qIhVRiR9iJWtlNqMPrP0DmBmucKtd/eoKI5NswokwqQoTtznBmJK3Kgu7MqQufYWZp9GM6ZFF1qbusO9VOMNYOg0ZseW87sy2TS3/JBkY5uX4WCl+EQi9KqvorqVZkF7OdSpE0m0S1z5wix9/W3Y34z4MRJeztEI3zT1VnemR7R0c+HKHMVLp6YoVcq5M7FSs6W5YcqXSkpl/2jpXOZuo1xNJB4vL0Hj+mmCCIyp8zZzdRhNmYu8J41ZZ/Mxxz4VlJxvyDP+SRFcmrm6Hw04AkRQz151vKgfe5S4HcOpHhUbVsCZ60Y1OzP+xfYoGVKj1IEPnWr4M0DtsxG57zpK57y5rJIKLcZ7r50HszI1e1f0rYPH2YqsLCo77pWVH9ewwy+b3hAbFaMXcZe6SQjuAMxJuDXs1S8A3VGQJH6D6EnvvuIyUPuMsWrLHRcOU2qhCebXXhEheyY2JR1/HGuDLNUuuiWpZyREDI+Z81Dul/Bey78JkjU73Y7cz9UM3HuV4K2udt3DxT0Yq55bDy6B9daqjAsObhNro6MwjzYjO2tdC02aWApba1Fb7TKpZfXTsZ1/7WlMfEoLzqQjTvPkGq/vS7AVjVMKKhOQ9Y+SNKJSgre9fOu1gpv/Tv4K1f6Ltji5HlfPr1mL/qE5yunxJo04JoXgrDIBDpLOTne2SPG+zuvvBHeaKlcmRtvtLLcL5sTS7D4pKI6u7KiczmM4yEa5imHgDs+2QJlZZErD4I2oiqQcpqS/pFS3BIvyAEFwBE55KmsijFmxTrWPTvEcbHdABr7HoPezYki3BtwOMnrmDL85TrDHBLacSr3mrHJnbQP6SH02rln/AhCoYgJ5LMHv4Oc5wsFXbPjZsQzc0jqQrh6Wrtf8RoOS6EnXRQe+5Gwq0kMV6E68DGtNTF/xRv1h5kVUSPvaSry7rL/8YuX37CP1BMQ/KsX8LrA6jJo0gqJ8xxLiZHfqZvYDbsFeBm8h5mFFykjPZ/46O+EScE7MnJMHPCammsiSTwrurGsIdjCh3+8KOiadqgSnoQiIeHKI9caEtqhtvAjbnaDMQixBig6qZgah7yimmYTGLAZnE4LUW4by1mywS4ywTar/a2QtwPCiZybH3WwsVarPMsx8rjLaYASc+9Jt/eIAB0IKpIaupMatHWcM3DEiBHEjX4CSyWQcqII65WqdxmcFb+yjVmqbfWr33CCQ/iQkAbItUMaIK6Q7rmZlNAsIwSSyVepN9kahpHJ4dapLpWa01+Z5f0632GCml2UEg+5GEuZ5Cyp/kucMZ44tIszp720ap6DF2api/uCc/ab0yUQrfYZCG5EY4aacdIv8k+wgPwLo6WQIkQgRBhLMowDlJjJGSKLEsQlK2h8mxNOK9FPGpVRGMbVIPrGIKlWsVczkiQZGZr2o9dJKfdAK+2VMW4hqLJ6k6UskRQftDE3GJ6EuwscoMoPuMfyRIyqxMyrwgOWS6trIswGomP6QSaZxFHVydPqmy1vkPzpOzwfKzkRkLHanAkIO2YZvB5Nk99tG0wkk/D3SqpepCmhIqP7lGUrm6havJWnEuuggWC9G32xyuebQ68GLFSGpGaEOjzgrOy2PAtOw8OFLF0kvJmoQ/KOMXmAidxQqy5Gus2eo3ctGYFQsT8tK8AuuuJ7yRPXQbnJwRKZyyVMSn+CL/RVmpKZfZxQJbCOGbPZdMwpsCD1GUpfubQvZ4vJNqFUKKOlEiFEwYq8o4IBOgvgcbOssMURHVvjiktYWcpGzUD4MSnAEdzEviFXhyEwZ0Sv88o5fCkCoSNGwSvpvbyaS4DqH4mGl6Eu/ZxrBYt/84mOExR6CSDmFZGZDyQ5PsxHIco4W5pFtSHucSM3fznnSBuXL6oNchvt1hs9JUMhMTxr0UuTOjEaoTERI8y/jiqvTLHVq0weIBux2kndbJjpFA0ImbRo3TD2EcJwmMsyVMDousxTxrrr5EQvJ8qCxzzR90zY6Dzyf7IJY8Qtf8pM7jooWAE4cRJFL5BxygjF2q/ww0PKsPDZURfVVYdbXfOMg5nKtmfKSmUJ9FM4yTEtKZG59rqpKGdBbyQx4CGtBo/KLn2qu0Y5wqNQ8zeSyDmby2UVTHujEACZkt5M3umiyDkpCwFKg+oUrCChDg2TK16axGK8xtiyYC41TokKEP25eKxDbUo7TbxLkQU44YlMl+DVDCcUGamjp5tJaos5HfgRyhWZY6K85ZykVr+xleebEKRBggjTInRdgkWlB2lCq8YqzEI542FS/cbCdbqrn//MgrpSNtOhjfwp7Fa5Gn2UdUNcNTA6bJjFWd3dm1wsyEDD+APZLCYNLfWxdCU82+VJcnY090aZjw4LOEXUadFP9VeOrNVGGyOQIw3ZFPI7PNmBO8LdPVmwoUHGo7GVO46LCfw0C7Oy1Ak5ykln2ZamKuflGSX8tTAKG727wr3DJPiw3LOqU99VtFETlELO0qPlNLnMhaC3HOFSqkGqVLEas74TEdTc1bASIwO00SEBooyh3Xo7mY9QisSTq+u4TSLvNB0RU3JjTHvQxXIbuQ05K6X1Gov6sKdBmM6EtVVfVHtOJZ4A3eYEKmT1kHGmg6gzO5g300HYOs/3EklBMTUwQWPcpTRPJIK7osK9kqGysyF90vafvSEmrZVQKixRo2E6HAP7vBHYGWO0Qzszs9cNuhWRnO2ZoyEmlaBTQXUN3/LR5TzoStvTp8HYvcxJEsv7+aVJKkpT01O3wN2/urstXaPDglN8aYYFqsxqTEou5qTV4t2G7kM/Zl0vmBzm3UmcYlI+qtj7bs2Ko9PydLXP3diuhUWB5CpcEErRemGSDlMB/WSOhqjjCkWQQbq8gE0esTXiVeYq/xWbliqxcpE8IUmkpMm3M91OepQlvjvzF6zpsCo+CilVd6rqfsYWtd4YGpP0P0SpvEG6zjU9c1NI9SJ6wElkldpxBLvYxFwWhE1O/syOgcDMmZNHUdzjJaXLXsIKqVpA4D4+MqSVCTJfKjKswTTJ7QEue0JQtuxrq5Kr6y4t1CWnVaotX6ILIs/x0d8sF3wVf5IycbmlB/4xFT/B2uLDlkQTEdSjYwCbbgFNppRFRks1Y87JD1GtWd6qnHOFXH1CXIXKCscVUmjmZp3pS3qlW2mlbm08ARw+OGG5PV9cwHrJ2PbS0ibN+TGjN6bao9KtCeAkVaZJu94BCOC5+15ZKoW1RoPA9+bay9vafYeZOc6sQgHR2rtLXr7K4PvKw3S4tmHETJPT9u/Lt2LQ977ULp+M6vSJ35MD6X1LeD07KFTtn9JWfoVRFbLCMuTee52A/Q4p0AbSgvgYtUcRkXBMy4FELHi9IVicsPZqpPK7YODF0vNr0MMbjltJ0kPMmXI2Ru45GZ1aVEmf+MDvWlf1DDab5qrKaUtzJRDcvDflvppiUfCN40YUsypSoRJUPQJ/ub/DgnqC0YLvri+CplcZ7YJEVmylooEGtSC/zL7HRSSeQmSqZSRLucvD4YH3FWTjU+CZXFdztNa6QsXIMS3DLZV14XPktKeoEscBG1JIqdceO11KQeaIItGYrWMlKRFUaMXORPzks4NJVimepUvO62sZG3RoVJs1tny+0+6D2LZAMzP63YIjrXa+playMjR5KxKGbCt/xn59S1otjdqJaMQ1nVRwkGCMtq7u7u2sBMa16rdNZRtDSxiFYbmoDef4aKQQarOBEXO6Qo1La7ZFPK3WJFZnnb6Kj/4Y+NHq9dUv1EaUpGKefsr4DhvIayEgv1TBWxvO8EubXIRoLdH8wbnbSlr3ZTLFJVxlzLygBUom7KkvYyWbb7RaVttlwtZylpP51gsuaTH5jRJmdbInKN19gVZJzsoe/iy3Hd7DMD548MTJfBwNJE5XwlT44KT2zEMtQc2piRJr/SXHNFHI4hOT0CVUY8gn8YBCLW0Mk4YqFLYu8eczJXDYP8lJ9tqx2UHOe8qsTU5Z4KEhWqSziVJxTEQLKGvpi61UjdZxPa76JelY/0rHj6rPyG6w/nzVnsQnImdFNevpoB3PCx0Gu9KIrmXyjkTJAltxtNoXibXRlr0iO0NjlV/69p2kYXvRnUi1HYOj/fSjH6zc927uKfLJLrbC/UctLgUU6+EsmSqVisA+0AkhOb07MjJafCPWXMsfWxU8r1RD/AKCOHorNhhg7GlVLzSZzFbDeLGGLr3lAFOzXr2+4yL3dzJ60zl8Oms1P3rs3DM73YNU9efxn1OjM35hf2e+9SziuGbWijMT4HhaQ3rp2rvLmouLPXSr7EO9tnl+j2iz8+fvJxZMGnhFwzk+lCIxMJjcdrtfHHQW/mMUn2pSjLilr8CMDRXT0yzl+vrt1Mi6PkJb9/U9Imc8isRKfwGBeGPphd1q3XYVFdLU8hze8Vojwr7J6Z0SHYmQ/PaSkZwv8/kG04iorl6MY3EZmYnIrx4ml0N/2vsJwt0oPSpzZDqDligDx3tC/z7ps1hbzmZr9kxYEv1lNrO3+sKrdnK/xtVe8vGIWPOoGfS1TFl2sTwPivAQY92305HYEuv/G6IBbqbJOqfHrnXo7oCoWXxbc4O7+spBLX+0rcRau4wnUTo2/T9yWlrkUWPKRb1+PjXGnIq/zCcwIwgBPXeHKpJtc7PXFyjc9A3TE3tgQpiynfR4VyAP88jyVrlMqvAjftTP21HfbIiXsd60jF+ltcGpOVjzbSuDtPNLoKj9hyIl7my8Du30179O/upFu6J14rK7lBVLf4+ZNpcKlGu9XCoI//m9vpH14UFC8FCH5HBCIZwg/JwSMFCQrk59BgQoflDkLkV/GgwyNDkAx0mHAjRoQPEU6sWM7gRIQDFXq0KDKixYkDEb5MaVFiQ5sXX97kydEgwo0dJ2ZsOGRmxoIsDSpkytGjzaRAb+J0SFPhQIgaE4pEivVpUqj8iMa8uXKswKknrRql6XElWIhOhxr1eJUh1a0vSWJcubMjX4wMO7rcihYt4IeCbSLN2fBpVoxE17Y8PJGszLCK33Ls7Ffw25Yi3TpGyZau24VwmzY0bNjmy4pgXbLFmZgoS6mEMUIkGhjpVNqHca41LDZlbpYqIT7NzJX5wH8PBtiDV90e9uza/+3t+6dP379/OcKfC2/+PPr06tezb+/+Pfz48ufTr2//Pv78+vfz7+9f/WVjlVPOOlT8d2B8NVUVIEjQVTZbRDRppRJaIgUIYUWNgTQQWZoB5RRFVoGY4WaCBdUcVVRFlRllvEG4FYdv9VZZWiGOZRpBSJH1U42K5VYbiCVxCNRqlf0YVIXCPcYcXrXBhFJwDR1m2lF24cQTbSNaldxCHoEUFpJuERYXh</text:p>
      <text:p text:style-name="Standard">VmRRhtLRH3ZE2KbmUZajIRpRFpmSNI155ZrPhWcUIO1VGVXIvEZkpRgeRamXcxNFSNfsXnZVWEnFqlXS4l5lRFTiVZKaEiR5UTknoHhhqhxgVLF12ubLv9qW1+LyWXlV6oOl9hemm6K0D8KXIeddb1eZ90A3X0XHhPkIXgssskquyyzzTr77LOeEViOOutAe2yMtXU04XBCGcoSjNzixWRoPzXKlFagRdVTR+AmRZhaXLF6FIUKUliUmrAOBxtbb57mLWjDOVliSbUF2NeejT2mbb8UdfbuRXmh9eVZEmWK1VQvwSWcb1YKqfFCde62Z48TQ6YxkUUFhqaLZ5k205iOQbjQwzI2CVKLG+clKJJFpbtja3tBRzOmpOJ11nKCvRr0XEXZ2G5h8jI0G1kVbWjykwSB5JZzJUE6MV48VpXibqy1OxqMqt2LpoUZA5fopWJFtNRDrO3/hefFJ2d6YUO5WrfrdtsJC94/Uxh7LeKJK74444077l+AA65TDg2P59dlcRyHFrWPr6KNMLuINXia01wXbRbnAkdZ4W6cjaRya+XeyJtkDM148XAgK5z2tm16na2DP4JNG4UFD1+m024Sh1ZU9bpoZZfIpzRjXTLFVSnFoy2Ze6ebq2RuoURSf6n2swm9sEm+c5Ybz627JdfKZOlIaFcgqk0X6spJ+TbWbC6cJu1G9hGx0Kx1RxMRAQX2uW2dKXbw25LtNMM9e1VIKDuhXceslKdajUlOoCpbpOQGqadASibpU9rTBIUph+RqO756oT2CVTjClecfNbQcDnOowx3y/7CH7oncgKhgLR/CZ2zq2pKkIEgnuUWERAGDGfTaRKtCHaZms4OMBY9TFhA1xkyFWRNMDCXBftmJR8ZjFBlNRCKehe0mOYPUTNz2rhA16iv6o5HPIKiXOP0vSy3BTMA8FyvNROZrqNveXVLUPSnR7l6Q6REWpZSvbjlpkiyyi7sYVTHMCaZ3Z8GTCv/kuk4uLGnO8xNv4sa+iRVySlXpDL16kjLWVM8oibka8MSEvEZyCX5nKZgBa/eZTWUOY+tDoJpq1sETeWl2NeIgaLYmFjydTTOk8RvgAqedwYWHhkT8JjjDKc5x4idyk6OBgciZnj/WSH6nCk2mqkiYST6MR//KAc4w3ZaptckpRSQUjZQuKJohmchIfRobunByUCrisWdNix1qVnjAiDGGUOlq5WYmqcjVWNB0rYTX00j5PeWh0V3sVA3FiAdAsbXpS8ipy12gJqmMKTQ1vZPf1ajUqg9VRVE+aRXYQMkWZuIrR1cpYxxDRKm3cemZsJtRYkhpxJLdS6auq5WY0iWhqkSVmdTzn7u6NNQ5YSVRFupfSGTzoxYZUTkJjQhuNJgVExZNTtdro9YgWpAW8upXfgUWF7wzHhseTp2GPSxiE9s4IAqxHIr9BywHJs1L2lSrPDWpP80yI11KFIVK8Sqq2LmjDxq1Su/8ZZIQOBKkmCpJCYP/5ckKStM1Qal2eIlc52qZGp/9E2ZnXUvPdhrF+Z0URBE8mAq9wpeldTKmiozX6w5YwGcuKmXNFN5n4CSmRYKpUmGqGFnNIlbQbIWu3QVSNR3FPfL9yWhn5MnVrDdA5i3GqZF1o4/smZajMpJ9tY0bIGPbpAB5qr12xSSroMiZCdGywa/cDWzQCL0j5UaagSrw81iogL9pM3DdmYI3/6GOx5K4xCY+sX2+Mi10PpadRo0dkGI3mhMS8E1Ie+Jt68tHHcMuZK+Kq2qjWMWp/MwxO2pXut6KpajueJixAkzM4tlM1/a3RvfsqezW2KbvRcYrpB3l6EbmRaU282FlRaGJ/wYJL+fpJWLaK+VtsMwvGUOSkTXbGyk71sAOETi1mIQUvfaJQL/Er4/3q5fCpOa1utgskGFZ1anW6qQzjSyWFjGgUmAyPKV6jirxAi7+SlYwsS63tbCraSU9zei5SPnM8fxk9FjXqonwFYYwjCE3vVNYFPO6175+rLSCOMTEPoyniExoscfmzqpV+Wr7xdtmKjzWzOZLYY6cr7lQG22xMPerwOUUl2eHHGMTz7bvRLD9yMrPThG1ZyOkG5QNOd6R+k8x4DvkPXl0MsD0yXwWy1FdPCmhbw3MjrYJZdZMvc8NLSpUhsGRnZQULoDT0d47M84dYZctQs2TTcamm6ZZM//JeB71S/seqZshnde2fMYmxrOmwQHaIucQyjlmroxvHphslXnqke8S1CpbPrShTjqNDacf2eC5PX5gs8PZ+duHCRfiX1O96lbvIRDP2eJX025BQM3aZIj8z3pqqlZeZxM9y8pACAaNIkwGjVj7PUFFd5ZCVeqQbErk29aoNdx01Z5xrkRmRXatLVdVHUkYnOmR0gVoU5tViSYtZttErObg3l/WBvmoFPUpX2ViMFB/JG2DTXPaV3TSQXWGP1CtkG9t5jtbXg61JrmSMhT26Kaq+M4ZFR6Am2Wo0g9l3PQJCcEhAjLp/hycavZTanCdcJdwdGmiuxjgcWqaSZMzfdb/f5amLan1X7MpQ30MdrAjvjr606/+a2WdCo5VLAnDExmi/GNAB2YS3tmOWTyfrZoRnM1DvU7xeFoo2VMJaZFEOFZZVMzNONeb+YvNJcmYzNLuRdeZmc51Pc+ZaVp8Jdm/QRiNJM3EhAdUGFektRtW1F85zF9AWZwxBR7veJ/zsdo/TM4R/APTKaCpsJZFnY6ChMUk4SDJkIymqU8C2c/rnE2UIBtAIc/QkR3FCQ/KYN6jXBnqiGCHrMxmAGBfmMa3YdozeYocdd3pABPOSExSOQ+ocRsKPZzx1VOX0Vd0GRtpHF30AV5o7E47CUTTdZivcMcMHc4NrR8hFqIh6kfW/7GYYg0MC/3DERjPcs0N74VRB5kc2s0hyI2K8ABM3+AgrTWXnZUg0GXUW3wibVCGpbEW9hlS6lCXAJ0VlLGdMw0FxO0P2txhzKRRzKzLWvzdg9wEuVQJZPXcxjVIFAihADYVp1zG6hTFxMka0XgEDpJO9MThxmiMG5Eb002jedSbc1iXjRjPEioYpQEcnIhOGlES6jwQF2HNVi1a3QhHawGScXCib4TVwGhPnwFVYJAJ78AJ6/UIbFhWnX3R3IgK29ldoYxe1GQf7Ikgt2RLPdkh3A0B+N2adowf4RQLYR2iR34kSLIHEJWDEG1ddPwDJ5LXRdxRcNlIFrFKHg1g9f+J1cGoDEp4yg1OI0OwSIbs1jxBFg7GjdRIm4Z0YVDwmb/Eni0pDcFJ3Fah229cBNDQFXt94379Ik78wz7gwT3cwwjsQ5mcCWTRnnAEZZ0wEiXpTE+qW7mh2Wzoz0mQELfYz6osxbo9DAsIghmEgD8cEGWszFFKRYQUCaLtoQqBxY/M0imByy0eRi+Rzo0Fze6Aj1pFF5Dh1KO5zCO5oWp8HWL+lDMGjAZhYx8V1MaJRt55XXA8ZY4tDNFJU1ex1/SVDLxMCtMNwgBwmHbcWq4ZTkeGJHAGpyGaE+WkU2JVWAlAwwdQADq0g3NCAAaggAk05hwdnM4kX7GNUAk6JhP/gYp1KYAhUAAEFMAgDEEUyNLmaRCM9cwD3AE6QIAG2M5bIknHbEwXIVHlbWA/Bl6sOUa03dWaDSUXJpIIFtCFPZRB7EMBIIJX7gPDKMQDXAA9HIMZpMMxpEM7pIMupIOFmsExIEIBdEc8Jp4WldHY8ERcXdJC4oo/IAA6SIA/OBabMUwT9Yz+ANoRvEMIpIEg9OU/oZtCAZTGmeZFgJH0BZWeDGlnCkxUQSKtpMyZkFCB8dGa3GP0FdQ7mY/3ZZD4LJ3aYY0XstIAbk1SARkneQbEDE+RVUzBWGndZJqm7ZsSiVfFTc+QvY50/A1GZgd13IB3+GYNDaJwDiqh/pqK/xGI+z2WReIgAeQCPTinc2IohZIDAKBACWCGIAVZWKiivRUlWzlMgIJgQlSABLQDOWCAFvChJDlm8fDUZ6FFhKIDI9jARuzExz0JrhRECUwb8RlblXjblpVXp+YO9znbpS1E/U3j9WCUgnEPAjmigt4DiDooQS3EBlwAOqRDGhxDGnhoGrQDt5rBto6nAgieYbDUablKjpALwXDeP5SACEBAO0BADDBdP40phOykzdgNP/hDCBxDCFgBoGXh0aBpKgaQPl0YopHaHNlNHKIQcGUKk3iS3EgsPSGRrajOQKEInmQGBT4SoIlRz3iexWlscznRRkkICLErjUxGI1mXev+ZYLeEyrAKWpWdWiyyECbo5m76lT2YQyDq2m8WKtEWLYkFW3G2GD+YgAhQALfSAwSEwAkIQAhAwLeaAQh4ABfQpIzcS1x2ajzR3AYKE2qK0RAwGz88AB4gAgiE6CihZpA1a0cwQACMAirQasM6Dd5RSAmwgAAgQD/0HFmCxYpEnsRM2BE1iVV1iEMwgAHkQh9sABRpFz/u0SwyHT8oKCIcAnmCZjmYQD+kQACM7iUIwBUcgxQsQDOMbgCkAAuUgE7SKKqArJQBFEG9FGkhhD90Aj0gQF/i51U+iPTRItw1hL+2Qwi8gzdO32GWmWC6ZsxM5pQhRq0UKcelzthRr7z/vOp5QZGUGQ8gecvYTqwGJZMoeREU2SfppdR20u4RosiSPgfa1FZNulMI4pnulQZ37uC5lWnt2J0aMt0DVMEAaMGe8mlgDUtHCqrRNrADhxNxlqRifW68mmoHaEB3EEUJ9AMAkEMagIAImMAFSqF36Sf3OOm9nGHYQu/3JGuSMJx+fSbcLcURwMEJQK0PkAZ//dNBIUQFYEAadEA/cCzCSN+oiBbrHFU9rtwRk6liEJgNQEA1nIDkhk5yKAqNpA+u8AMXFEBXFgAm4Ah4+YgVhIAZ5IIVBAEe9WK6lchTipwztST1kQ5KNoI4qqe6yRSRHRNSHC9fHhybsGC2yJe5/6ZVLEKbyzbT3z3Z9tzjprSOEy0HHJHaPTlIEyWP+JyVHv0gv56Sw5zW8NaOm6VQBn5NIq1qCD7x7RyK/9WljRRXk3wOPCrdUgWXRe5sNvXVHwqLbw4WAz8wMAczDmXdgLSYIgCAqbaCBUyjjAqEPQgAOhwDACivSyrUmBmYIrvgqaTLK5WygyCB/DniWZqeO8EIm7QnOoAA3q5aC+ZGZvwwPTiAPDQMycwTFtOS4S4Ncj1v/kRXZdgAKpDDBTwAUPUGpCEHBvZNOUTrtNobUJRDlOoowFLzTBpUffXIkbDT/BRfjLyVIrGKFZXs5EaTCvnrXv7uzkxNlGUxwooNmf9szskWb9m8j5Hwhp0WhJklkXdJZX+tCgBTmVzRZ5bQ0oUVLAPGFsi0IELH4QBqH6oYdB0a3GnKceiwjB8lceVtkTrGCDzKW7bwlS532PgNFqAKs1mfteOM5Dm8nzo14gacQHMCAAucJkv8cBrcw0Cv4GHoJHrAcRVuY7fopEGoMVvXX34BlZqQIAs1YoqsIGQ5FkpAtPetBN2Sw6w6sSkW80QEwXneoEHYtQP0g2ODlFWYIuE9tnkgwct5SRSo8ViEBzjzQyMk6WuT4IAAow9AADoEwAYo9hnyNZIszZtkioJCwD2Qp7NV22GYdMCqBEqKHEEZhCOiBUoeBFsvtm3/hwf9hYd5Oi91j+WfdYxjAyNHBCXN4KD8rSBE3yC4SPQfI7TTOMgk9klUdefCzo6DEfXw7NFEoiV3rty/ZaF/nd5pRKPPfOnawDTlRVOPOHHXERSoGtL42AjjLQ1PYJTHcRUSUZNwANCV9M7PbWDHNdBBpxLcYZNu2hp2RJ0gorWLv/izMM+0FMhhSfcRoIADtAMF1KtlREkPUEA7dAAKxK6FfKJhLzZ1P0Rr33bYduNBGLZ0p08aSol2vw14VzVEe2IeiskG1C0q+MCpsRD95YV0/wOpkkNoK6Dz5WD9DU10QJiM5oZiK4ZgJ1u+jPlYlLcNMIJAbwBgP8YjkmDs/1qnpk3EPoyAtILx4z1VRvjrRG9hRpwH0z2gYaM3SYw5CUq3RYTzI3qJIzrFdCMr5sbSUeRfUP55SZznY48JC3QC8qK0xW0IdSZksPLvJePxdnksp1QZazlYNJpw1ChZCfvTNWqIKcUKXwCNzvjkamGsJV8VzLbK9ZSPkVkxga4dwSpM/rnTWTkUxooNRzmSpzAGlID1HwYOdfByi8M4u7f7gdjRgChiWzOd5rbDB9gDZP0FRFhAqUKAAZiAQ8hDjmNABWxAAThAc6KDA3gAQasIhBrAG0BCGtADCAQAvuukP+hlLvjDBqQAc7YDIiAANJTArjb262zlF2dwtB63Av+ggATcg3OCwAj4OTMHUEa89XvSqkgIfDsQ/ABcAAg86j18QF861rWSg7huKIbO6zrzwwa/PLfegwQQQBBAWXiUAApgAMybwSG0AgvkZToIgvIaRD8gPAawQA8AADqggwDYw0AogAcIAiK0w8RX/ACgxRo4gIdSKIVOvARUQFc8gAd0AD2IKwWcwAAMukM8wMHTQzrQAwUUQAV48XHvQ5I5dVPoaBq8N2D/A+giAMy3AyRIwJDbNs5DQA/8/NxTQA/wA89LgAX4wwfMPTp0gAjsw0RUgADMvRlAwAXg+2K/g8Yr70D4azp0AsePgBQ05z2IvJZbRBQMQg9IgLxyKyr/CIAFWMwR+PHvruHq2ZVpEWGXJFXCtZT2Fan0sBuk/Z7eKuXGlU9EsYsYnatsugmI/6V4zd54mRakoQjqAEQ5fvyQHOF3ZAjBgQkFHix4UCG/hAMfKjS4sCESiAsfGtR4pGLBIRoH8hOIJCFIiB5ZTkSoUCNKih4hjhx4UWJEfv8UwLP3E6hPofZ82rvxb4q+f/9yLD23FGpUqVOpVrV6FWtWrVu5dvX6FWxYsWPJljV7Fi1VgWvLUVlXLm3cqwP/DfhwDIKBfQPLncSp8cGIe+1ObPjHT56DYx8MCDJzLE07yegkWCB4cQiLTu3MpBFm5k86Bz5MCMwMII2gEQgk/z+ODEJEiZkkLxrcVwDRvQIKBO4bgehQgBQQ0kluVxxDhZILYSZEsuEOOhAaPiJZI6WdhBEdJKcrbuYNliD/HlxAd6z4sc7HGDXRWM7ShXvFjR9zE+BBwyH/GAQgVzydyI4B4QMAzMjlnZL6cSAdCT4grh10MICHn3yk8A4yXSBLRxB/BkLBgchEPKYdcpIziR9/WGsnjWPQ04UCG0pwDiEUOgDwuM4cvOeQAgaJyTmONhrInxDa6XC5nSw5YbD1WkQkgA0S+mcD8yAQAIE0/oNAA34WbKeVOyhIRz313LjAnhgokAwy9QBggSYWQkgNTpTkNCOEFFhTL7J2IBDBBP8aWQCAM8gka7GDfpYrEk8WGtoopotOQnGij3KylNKbHpIJU4lIojRS2mLKqaaSHhqJJeZOmiinl2RC0SCBJC3JVZwuq7RUj1IqqDqK+KLVIYomKoehXyetSKVXg1SpJP0sCvZWIRGq7qJTCQryoCBRlbbSXTV9ydRsdfoUJmBd+hSkZTVC1VKDePppKKDk/amKo/RR6p+n8pWL3379/RfggAUemGCC1zLpLRqoKBgtif4psh0p8mGWOVgPEwECeiY0qZ8r0nCAgjTeGKEfDTCAQDI/KjAooUFZ7IBkAwA47wp5SoKYAinuAcAAaFJQrJ0OUDjsJk9huu0eRPDYi5//ffDIDYSoT4hBAwnuSeMe/Ewq1qBY+SlPOh9oSqwdCkC4BwER+gkAgsg68bCEDawwRYKPDejFikwUGGiAE9BphxEB8onh5HaUZrqcDQRw4xhEEPCgnwIAqAYSN9oJwcOByI66Aw02yMcALfjpAQJ0OuhjDWgKcMAMdATYAIl97PFnBAjI8aMff94ZwIR/ypGTnjQ6wAMFQwAgpx0HUIgCoi/ToOCCfmIQIONq0sijAExS+tYhmwQqMh3ML/vniL5fEyAGwgfTTXt+qkTnnqgFqAAeA4buZ00IIAAhAHxktpwCGHAAOkIgghicAARaEsAAiFakYyAgQUQKwTEo4ICd/3lgDSNwgGSEBhffyeMK6HBAAGKgiAJ0AB1pwIASjgAXB4oPRR9hFatYdpnuPctS71nOsHxlE68BS1PAqg6NQmIqmuCEJb1qFnNepaxIzYZVRVRIFEnVEWwla3vVWo6tuqaQhtQmh8bCFURepUUcDsmHNFoJTH5ow4iEEVpeLBVJhiArrvHwIY9KlxHDtZxR8aQo8CLKIIUyAHvs4x/6aEoincIwRz4SkpGU5CQpmZaD9WUdVPBgJcFio3YAABqy2lQNd3KEfKwpBFZYypf8NIIHkKQE+biCn2KzE3t8IA0QAMQDSqIAwaDjBAOQ4HHukYK9BYEfFsjSPUbAG6OtJP8ht8lN9mxTgMGkhgBBOMI/TGAAlAmCBUQLF23eB4EeMGdBrwHUUqLwDEGkATayGUgFPkAOB/QDCVFgx0C6CYF4SKAXB1nlBt9EFxFQYBQOyIdDjqCAFCBCMiGok5co0BmhHZEfBwzoHgclMizgRAOoIEeU6CIQeHwAHXloBgPI19DfxGOBSzlpGugRzI0AAQGPgcDSfPUodOUEYjDkpzfpgQBVttBLUjhGQb9mnnZk7QFLoUtitOQA8fAjCANwaoSCSbRTtuMKQ5MIoyS6kDul4RB92NtSLCCBdlSjmb7jBwougAJ57qQCEiAHBGKwk4fNSai4mtSqxsXHdV3LiD7/bFfRPmUTXg1LjRGx1fYehSubQGqJmS1aEP9CSpBUawheU4msfnUpaFZsVCKJYbFs4hLnqKtVrCrapGgik1SF8Ys6KVcXl5MRiNjRhq611k992sfKJnaJ1XrJZ1WLkH9gIl7zmtcAEJmUpSxSX5zU7na5213vfhcrl8QkDcA7F80xCHPO8tX4/vGlECSoHGQD5gCQ8I+C/KMEGCPHB+xxEHxQgB4CsAf54FIOZQatHy40EjoWQIx9DiEK/xABCNqhMloBSSFcKEA1DkcQaaaDAjHQZn35kVfA2SAKXBMXQcAGAh/8akHkKObeDBIEh0KgGhfgpUlM7IAsmGYpEHuD/6Ie5dCkGcAE/LAHBsjBCCQnqW/WE4QV1rWgY9xjaff1iO/kiqIHBIAeeZENsXxQOpKu5R8xAMF+7REEGiBhHcnUKwAUxQ8NUFgCLKRje0OkGy5sjzk/JAn4YLgfJWwGAEPb5AMempdAvS98cFoOn/2EZKR6iTvtMKpGDmMPAdBSni+0wkSKRNOYEq0EHoCAGSSwstnQZSkmMMQhIJGCH/31SFRWI2aQONvfbtGNn6ViD0fFso70dokMEexlDmu0z9oQJao1TaZiWO0kgkuJ22s2ZoMYrNR2cblJokkQeQXsZvuWsExcowwrVkXEwkpcnNrW9lq7XjmSy1KT4suuwP8lJNI+kY1jHPY/BhHIoRwcKIjUxxSWwoRGlhfiEZf4xCkeFl618C2arDhUGuLezD0xtHsmG+YgvIYrxEOhJbFvkI1UUAaQAhLTQVFJAgMJLhGEUbCwQUSQaaNjpLLc/a7mPdiXkEEIph38Lcc6iPblahxiBEybIkmIVU4bXJZsQpPqRPBBYQxowb5HqAAGPmazy0Rhwui4BANoYJKlDEFNwLQEEhLToEyUtCRffa+CxnSFfpCPHyXw3RCY7naiYaIAh9DNXgyiAdsVRiBLaXFfocLiFKDj5hu4xD3+ZAJkOqccAxAA/LLXnHJPZFdyOhJ8B1JmdFzAMH5dShY2WBj/95mnpgxApkTgIo81dUARhk9mliBQgBtM5B9Oy03UByKnNOxdghSMwWG2KRAbpeFtSGhIgftCNBtk7AJsT9E7IVjadZFEJKMqCeqpPfNwdU21a7zs1DGjW+7Jtlc0oWGS+N+rlPz/3Waih3br1f7vsJgli8oF/VCEWCzip/BoxXwLXG4LM2jjsi7OUkKr2xyLjP6Cjfhoa4CNtJ6pWPiPATerjKZoxTqCWijiH1ZAkKQrKOyBuhJpkbBr43JQB3eQBysJA8tBYZguBwUKC0BhqVgA3i6ra8inCDWNyo7gSxDAMuDCBe3BD55nYqwgSzAHJCKP</text:p>
      <text:p text:style-name="Standard">HxQAD/SnAPai1AAg/5vGjawyx7QmRZqwjGmQBsu0RyWOAGkgYQxXQlQGosWoo3k2qBV+IMU+hapOhCDGjh7uiVYeoBlizgaCYPcagvbaITkaAWPoIQAUgHkqJqg8RCDqDgFYyI12Ygga4QFiIAAkwIKOIw/w4M8IwgYS6BI2YDkOTKKiIAguzjeSZgzbKmhQgFncRcN0cR9qyAPL7SD8wTGATg8XEQT66pLozgE0RjnA5h4MYBAuAiq+hBAvwhCbkVa4SdV6pH2KRBfEB8JUrwOAgFyOAGKQxCQaQgFQYAQEyJ/MYKSIYZgAwEMskHuApQEHy4joKOhGBQJpA97Qbw5PkI5sqAGhbSMIy/8vZOLfWuWNtghT4o+3tsW04CgnJsW1fov9ikbZKjLe3M+M+LG09kgAL4wkna3b9m2N3Agj0+9SfMj9ioVYGkuOfsW2FvD9dkigemIGEU5eqgtf8CW7elApl5Ipm1IsmKsv3IK8crD7eiEEzAAUzG5Zpo58XpEcWqEClkIepECFlMO+IIJKLiDMqENFuuM43vI70KqZUsRIcsEKDlLUom2zIAIOqSl2RiAPOkyUFMCaFu/dfvH20IERrk4hqCrPiijGvq5r6Kls+oEh+GMP6MEt4bJQkq4C+nIQvOV7rtIcvSREVKZaPIgLYoBQjKMd+EQcKeLOXu8Bnk0RUEMXyIT/M+lj8VRPCpmLLpCmR/ZmU+Ats0oN+o7gfdwSR3DkRKpkrzTAayLP98pyNijTxzjQzs7mDukyfDInCMBHEJRAqk5iE0uiBFgAAf4mR0gkHUZKFunycjxk3B7l3sYIJ/RItj5y3GoiWQRQ6JTl1+xNJejNIFVwA7lt5g6mJpEtVECwi/LNJJnN3tZL/ZLrVA4UVOAv5OQIW0KRJikrW0JCJRuyOUKwiSoUWPrTt/yxtChS3CTUVdgFRd5lkGSwkIwikZDy4ZzSR38USH304pYuKnXQr+ipySwtjGiCJ0YAEtChGaLqH9Zgg5LDg66FPAJAOvrKyjrjNR/DNV4TexDJ/4EQYB8PoyCcD/qqzTRi52mY6Q3xQPG6kyRyUWla0Y2CpDz26pz6UBLNsiPG8k9jYuw8qjaqAAPQwTvWYz1YhEUmRAGsJAYycbNeSA0jswLirIYYbTDSAR0oAAECQASYBE4hogdA4PV0L1aKkE92szvg9Dr+9FFWrg3vsDaY6CX+YSQs1VMqoBUMpTnh0jrLA56ccdK00dVuQgswIHlQoGh8RwMYAeqYhleHCeicJagShA4NAASKQzpC1QcC4BDSIPy0KQ0Ri1lMg5SKZo+ciNlGqyK9Zv5YpoZ06FXeiIdcBbNySMWM8T9JS71Ma1b0iFSETQF3RbamLbnYBf4atv8i3M3b6rXdgIhdi9NEE/RT7BMFwU3cZs5gD0b9XqIBu4YDach7EMsjI2L+gGg/hFKQoqsokYJH9yVIa9Zmb1bifnAdFKYHFUBLb6e/gmVafsvEGEEDZOMfsIACvhIQl2JTRO9TzwkIUEMCNMAfrABrrUAJWOBqLUABWK5R6gvwhoAcxYdgWSUYO+wIEC9pmK+L+nIvKsImj6A/yGE6zi9WrXT9TLMsJxMD6EEK1uAj6mL0KKAAuNYK/EFxF1cJNsAENgDMIIAxjWYkVE98CkJpmTYKPqUE1Cx5NABxlK9UR8L1TqAFNvcgplbTbOAdFldxudYfvHauuOMDlMNZku//acQxSDhFuQaNNNUQag3XdReXaxs3yapkLVUQLpCV2YagUFMuJw2CdHSXLvHEQxLiHUIgHQDAAojmIghtH/uBOwyXxv4hCKKVHC7gdOny5zLniHbXWBC0IkaQYgWNVKrNJ3sN3vITBLdFuZKE3Qq2iirlhzKi/kAlWPav3wJyDSFW3UilW57lF69IjtrUU7CIVliFQV1ygsstjBwLXpNtvbKIU/xIgnlyLzdiAqGFuYaW0xQgBuUF4WpQkZZiZnEWh3NYhyFJvNpik3YwHzaIAiamIUlCrtKMwqbsI9aAOyRgG4KgjrCRF4UGCZSANTCHnaJg6VbuPcqhWnECfJtl/3dBAm4loozPbxAKABLutI+SRTlJAZ76lCDI5gMsg3xIIjK1YFoKNTzejhS11JxU9Ai6plb3AQM5ZoNgCAr9MBOigCbehxEAhVVuAwIMcyAcrxrWjgaQqYonCADeQWMNohEYAmIKyo0T5wLiQW1JxYCBhVcF4suko0v4TyB2r6lkWZToAn+SzgJsZezsqc6Ww/Es+YWQsPmMZO9qS/UE4R2SLwWIbi6ZLQbAT1Wz9/k+riQjFCgvUosa8Pwg+CHNRbQwDN8iC1vs07aIaIHLzZv5V1jM5QNhqwCpRW5VuKc0RY2IKCUR1Js5C4BnpWIs+CZtaNyMLYPRFZ45ot9Y8P+dheiAv7kkPTgiUpZigG0nYLgoYHZejPK6lkIddhikQ1qk5QIqE2ZhetDTtIQQc8smfqAVnsqYKIJsAEAde8o6sEMK+aEKcCnlHIYgfGeQffea2QgJePVebQVpEIH5mgY3SjUiMAEPhHFdEDMhIJceFnNbdrnVtklT8rYCSMIQHWAN9mOoSsfWzmW0HmI2lQ5Y8gtlJEolfI8cWo3dxq4d3sDsSmIAFmAUDketzQwfUWSnP2ahLg1IiKZQKeCcMGUI2qpx7lCHDrqEkVMN+2nGbJmzqk5SLfIfyIauYWVZk+ejYugI7kw3QrN6UwmotJfkAi2oVGkPF9TIgOl0ydb/SJS4JAfQ2AStAiMwnHuF6hBLJykyXZ7tna3oV8xoby+OYoN7IX7xm7W5U4z7jC6ltp5F3TpLiAg4jljSaEZ2JUtQspy7Rdu124rosRxwnMwoXa3tgoekPnPFW8jtJhiWUwBJuhAOHgxJ4WY2KUcawANcwK9CvDLph3dQvgRMhj7FVzXEqLI6RIrvlVBPq1IKDxQACfopwCxBnLj6MKakHansfs91Vt4jmgqTp5CAC6Iay1qRZcq4vX0IbAK5JAbRLF9LaSUkWW8pYvKhvrTvH56BoLLpLPfWJJBgUECsr96ZF+dTQTaodtO1x+rsJJ7hDQxnNy6DdMhhgR4l1TJm/4GYW9B8yR3SYIF0hR9MQNWwnPFeDV0eglc/y5MSzbrJxRZfDp40YPB+ur1CJjlAizIp4BmW2waktfTo8pptUT6nLBMbIqiUIDH5SmFV5BjUTvfkc++uiKHhCLQYC4BVmI7qD4zcuFz+mYdI0ibX4kMvmHdLRd8wqlwAzcRx1VcwarFeKyHfFYXPJaBPsCNRkHJlUptXsFXuNZf7DbhAkKEgZUaH5IGbI2XXbwGn+gBH1MhrFIYJSQbl5Sisiyl6dMDDXdwDvId5Vin3wZskI9FKgDZuoAe4Iw2uAAtGuTE3qB1gI8kGwqEgCpSI5jbTARFiWq7KwR4CwAO4oC9KGf/Sf61a0aVS9sEbKpmamHqaMEGO7JQVTfbCkFfmVIJ5u2yRPfMyNsBvqrF3doIfXg4S0kACnnBrFMADAsDVFBESPslRJsLT6KE4LncIvuSzVaJvYHpvRlEJ9MoMprV5LsSoVNBlAn5vfGUADJ7xbIQeoO6VDCKWruAxOiwD8XCHzpUi4iOFJMAfFN3oPOAS+isI4OASthTY+MxElKMinldREnKYxzAhqnUIsjd8Imgm3sExOkGVHAod5I4iqoCv0wAd7gAODMKoySi7JUsFvUZCvVlbIvYDhei0VH0lxUVhCxTZ2iizShiaDqtdzvl+QY7aQN9ojg39NNC0ij1V9I3//S4S2txZbjPQuSlGY+vc3UZQLy+/uaclIUmLi07wi47tvMe78wkukLQd4eplRxsO3Mfd+q8fZy8p44SwB8uBkieDAiTgDhYgF1BGMt4gH6B4Ob7kHiABbSBnBGYmHeKpJNQcBCADetYABQwgBDBvNwBiyD9/IdqFsMKPH5KEQwimCeGPXzl+R4YsVHiEnzkD7u6NUMBvyL4C9xCNeDAxyBB+CkjeK7BvIZIjMmkmfHAhDQgbC1fKc5AGw48o//5R5NePAjkMWo6aMAChHYgAGlL0OxLECoB27SBgEKHIxwcIafxUmInkHYB0XT/EyBcARJo3UtKFYHE0H1AM9mxS/yzhIeo9CT3ynaCADoKbl/sU8iPYLg0CDQYMDEBiQgSIyBQuyENhAME9jyBZjrhnBh2AAihESEhMAdGhApgyWkzYM2G5lRMddoq4myaLELraHcKggYWGD3naSahA80EAeiA0rJRJMZ+Udq2GrpRY4QM5B/IShozCzwaqaiMaIxmeTtA7iY9DMIMocWVFKwgeRuS3hgPtoIOACP2k4IAbENxDTwAPJOQQAv/ZlNFER+l3m37YJVTRRd8dNRNuHDqWkUK8fWfbhuZZiJGKftGHkXm5TcTihxPRdN2IFPW0UIUh6TZiRhet+GOLRznWY5EXhcibjAyZ5yOJSFb0JJBQMv+U5JAWfujXRBa9eGSIWB5Z4o70TbSQl+aB+B0St6H5oZLmXYfjjlT6RZOQK/3zwADw2POnPYIOOugA9uzzzxT6FJVDUecUBWmkkk5KaaWWXopppppuymmnnn4KaqiijkpqqaaeiiqlZ5ZTzjo0UJFqrJtaWIIGV3DVjhlpjJLOMWlU04o/OaIlDwVpSDAWrriCYEBjef6zjwcgxHOMGVyx1Q4FGpgAYQh2KZHQPxdBhp+IZio00oIwJZTubI3JuM8IEECw7pprZiQdPRBocFE5/ThATivbfOflv0FVYOI/SkiAbVc94AbNVrimwxY5EDi4JgsApKFLr2akQ44EBQD/YEYuws6EhVIYIHzuABegcy1X1QggACKkORVYrse0s/JE+xhAAa6+XqttCUYN8UAziAzdDlsQjNDMaPXaiVuZ4xJXrmP8oNBBZNea4eshGB+Bk04+HGUbUgJisI2TFWDQzhX9YPRPRRpwg8i6RxBk13/19e0kEnwLYkFCmJCUDthpDPjBBXJd8MBM/iBwnz8LGVWkiUiCWKKPt5mLJuc7Yqj5mjwG6SaJTI5oYZ4Eh9Rjm0+iCaaINq1uLpG65VhhkzGOmDqVsGcU5e8hRrmb1kJeqPuW9N2WZUgv2qSm8GLmWRNuKKaepvJFomjkh2Iyf2bVFN1WZu4eln7UP5gE/yron/IDSv8AiOqz6D9MOCpr//7/D8AACnCABCxgActXDiq0yoD9U9I+8iEBCFSjWuTojBKCoBCjlOlfS7EAEESTBn0JoHBFuRI/7HECuXDlHlcogCWQYJSBFOQgVSoHCwRRsnfUCU8UwQQe8mAS98TLZu3JD7tO45HGeAktOcIJOqpDn3/oxTlDURMSsuAAeqysc/+wwAeqYQZyACALlyuHAgzQAZgNiAICmBCMNpACxPzqCh54gBJycQwEFG4mz7hVK6DTr4Sc8QowE6MP7OGSIqZOASIAWBryEIAN0A4eKVxcO+7RgQJsYE3iKgEKJHAPrkDgA/5oCRHdUyLfff/pKP7YmCBYMD5BopEekakGBU7gjxKcZwMX0BdPNAfDnwTFO0d5WxocgAUqlcMoPgDBPfCACaP4A4e5mE+34jOfG/FDhmbAzxCGwIUeAAAR7SCHFArwAPWg4wIbCILgZhiRIWCQdq8rkZhyo7zjXUR415FdjLAXpdsFSU42aZM/oRRI4u2TdU1KJeiOQqM1JW9OQ7pSmngXSBHlxnqprCiUMlQntHDodFayJ4ggGqcNielzpAteRZ1HpSUJaXrds2edYPSjLe2TR8TTj5nKFDo+VWEAWoAfoY6KqCk06h/5exQDnwrVqEp1qlStKqoiyipXwcqqpQLqEf7BDkglBIP/Yp3JEPqxnVZkIgowFKtE/rFEm0BqmSzi5DL5EQV3lhA3YMXckX6UOt6UsExg0qV5MDekzv3urTXaXRT8CVdWYc5CmKPJOuD6Vt3sNUY2og9NLMQqtJaFZRPRJWFztBLDJmlFLMIsDMcH1O9tE67/iFPu7mqUIQ1Ld6Urx4vUdD7dFBQ99vrREFon0X8QBbGRvetIl/ejElX2Q5V9Em3LlNu3FiVt25TRVznpV8fUNXWao925ULs5nM40d5nb524zCtgwKdR3WiNvh2BX3M95yS/rC8l4KdSi+8aJsAkN02I/1yHsIdSE3EWblppEp9IxkXgwQl99dWSnhS4Joh/d/53pTuQkK+mOv8vDDnlF+h2BvI9+9Jvf/OyXqPwt1alcrbGNb4zjHOsYU9hjVQKXuWNNZcmky7MahovlHISFt7jpq92G79WmPJlrWADG6blgdF/zepY+p4upvepqOg5r+F4VTbGYtGmv1IWuRBZqJj1OIEkGc++v9zQh1Thk2+4VFyM5Mlf6gvek4wV3sXW96ZX3TGHxhVhOqLPX9BQdyIyGzqNhVmyYPezofvkUSD61dOYirFiaki9F1Atuku6kOQDrubcM6alG79Ui9C10pEOYqZYwTN4+K3jOKQW1Y1YJpijfWiZ02tB90+xQDItIduulUE3Wt8MKj+nJZj0pkP+KRyN/Ci+4FD6vlf6hAKMeddxcYGr+9vcPGgd53exut7vf/akzHWEd5XgVvFWlvRiN+cw5+hfPlIwWKU9awOWrtan5G2iDA1h4octwTvdkYTwPaaPROzhgBcomi0pPpGaCr0GNeBFxMY+8G7gDOhBhAG6VWHzQLTKXX47aQPq02BG+kjZrsukeZWlPnL1nQYE0o/IeycKDDdFujKLN0BEMwi/X5qYzPqcMK1hD4h3eoW+EYNlV20jd4x5ANfrzm855N6sNdMaJ7V0SpZjNgZMShZU+0Ath56Ce+/X1xozna/PZ2ha20E5vx8+/vq7V2PGRm0z68oCfFPH9jLrZF13/bDIBenPp+7UR037shpP0TjsFd/xaDPo/+ekGMeZfuu+N+tSrfvVWxWoC6c362nra8EM3XUaEKRSiyDa6eXZ84TMnPMSPTmvR1W1xWRS7nfp04iM1HpnOh08mYpjqDgZ657SUXXEhdyLyuFUHnqG8es7ppixNm8uv3HDudhSnIN0c1hdNZxmleLEt53Q+F5w5vxo/lvaC9O0aPzrj8yHURzohpkxjAn1SwjtrMn9/5V0NmFiwlWYgZ20DJWXbA3QSNXOvhj6RN3cLhVwhFWVawyJrhl84FT1J0lhBkiF0tjyrVIIdVjpFtmnchWBqdnHPVT4+4nT8t3XnkmjSV3kc/3eC6nV3lKc14CZu48Zi9yNjphd7USiFU0iFnoJV9GZvrNd1lzd/ItU6K+FvraAEr5WBJLhlXWJgOld1KthnVLM+oFU+SJeAfqaAabNaVDdnJSVRVWd5yUNeJxWDAsEPg+ABJ3BBoVMC/dA19wA5WLdaz7aHHHZhKcI6Ubdm2QN1RFZ7NdUkRzNfolM1FpaH+oZnR1M1t9ZQMmVWisckhFVSsyZSCHcuBeaHI1ZR0NVxCaY6fIY7cFg8XLdlXKJ2iRdmwPV3f6hzrjZxZeJTrbOM+HQkLMJdExVTiDdR4LNtoQMnFQVfIeJRamKCiIdwXaZpjiZf7GV8+GVrdsh+JP+1YIo3O5GIX7qWc8LjeaEHeoXihEUxBVBYhf8IkAEZe663DgoUe473ULC1W/72HF+VXRyWPuW3bIP2g2YijI0lZeYTdbijdwsFPZ61W9EVI8hnJLKFXLB2jY/HEIdTDcd0AW8xAl3DFStzZdmzPXjCfL1jO2hndQZYda+TJI1HaYkVki5XZ8PnYKZ4bDpIazpyagclJTIVcTvFWebziVLWX7voZxtSa0SZds5nhuaSa1u3bfo1jB45fEZmg3sIXQiGguvFbKskbMSHX34XYgWGgdtYlcmmdym5XhFlWwJVbRP1fkDoXSKFiaSTPGhYgbqWb0UWcP3VeDFIUa5Yi8//AyRKyISDMj+HwlRL1VQCKZqjSZpB5nr1tlWr540+wkP4NWvlUCzoQJMeRn7kaDslWVeAKSJwUobi9XGNhYm8Z2yXplC4aGZreSMRuIaVZpMrki4T0w7Vcgzo8AEWEIOJVpXxBWLbppDNtzyLGTxQKVBshz0K93vsCF2Hh5T/13a0hyXBx5NzxnYaQn2POWjoOY+Ql4u1t1+AdoP39YgO9XZEYnB6uCEm+IjAU3PsiYbJKH9A+IZFQmLqI2I86IIaQmHsaGXKtmGr6SSdhU8QWJ5PInyBhpM1N3+UqCK/ZlIq+E9o15pV0iSr9YW8aFPQaGVD4nkulo+CYihJFZqn/1eaQ0qkRcpAq1KQC8R6ctKFC6gnGRQgSXYEYNY8f5WccfKF+9dtH2onT2eNUrKcp1Z14NmFtId8v6iGDXiAhgkk5dATJoACHwACMJMGifEB/cAtCmGX8llfFMaNCkiBCLdtdylmy0eXjIaHL8p77OU9eteWc5heocalMLKM9HU6m/en2nRfqsaHDpg9spiLOQJ3+Ulo3hN2O7eflBp1fgE+E1egwCNizZeDzfh0wBVlOZdwyslp2hhchRlrkAk8wFp5VkKjRdiUPUesFqh4LkeJiiaSGbhKHGdT7dmnZlcjgnZ0g7CEhGJUpKcP/Sik6mak40qu5ToqBFlvsVdTVv/plAs6BOgBZtm2ob5ZQ5cHgrDaE5r6p91jEWKlHyKnfmc3qH2ajrH1UPD5UxvWgnHVkd9VJJR1PfUoJXZZnPhqe1fiZRG1XlojPgp3IuKiUOw3W5izWxcoaDhIqjMqiZ9oYhq0auCZafVXcVJmUjcoWwwnqvEnktIojCZarAwBXARXk4PnZXkHh2ZCT/bKZRtYPmPSohMoO35XYooajal2YlVCl4lJZhL3lVPyJWh5YsXpUZrooGgXfU35mr26m5ZIhxcVigbWbRHHZTUbLiugBfgIP4FSBd76hEJqrn8LuIFbKQDFKlSQmqrHjHX2qRebaZnDsRqraMNatPQ4i9v/w7Su2qdmmYdW02xktnKzs4Fzp5Fb5qkPSnxNdnyT2GEb1YKrKD13xouHClhLl7BGdmuW955WizbE543s4z2xCKsWSSTWAz6f02G8+boBmoDQU4Mvlawa2U9iC7pTgoN/FlvPeJh5Z2lueZkkyYwxWyWQOLt1lmgau67ZuZYvR6JsCSPgiWpex3G6dmIeG35TImJEiZhKkmwSm3d/iHF0iWY9OXLt5WWsO5zx+7YhpwCbyWKA8qOllyj+KLgTTMHjeoX1dllamKOhS3M7+aRze2V9VmfJk34J9WTW844Zej0b6jyexVMymq8mCop36afrZ2YBhlIDVYsAynTDd6nB/xuVwRthC4hAwdq1AdeMcsap5tOcpwWR9NVxZ5mzt2lrldhwVatvqnSLzYe/uGh0FGVgnUWXf7a2t1qJDwtlJoZxPweo1YayEZV2AVyNRjyKVWKHzJY9eoah1IuQJHm6i5VTstptLiJTIzZzW9xQCMirgRygBrym+XamXgeRdPi/XQll96tQmsmjn6eP5lYU6CauFSzKoxyQrkcFBRl7N8p24yONW8cl7qW7oOirumPJOTihO5xvVytxBpuVp9i+TrJ+AVZt9jSCCSt47MOeoThrnGtzjfZT+XZ/TKJhAwjMF0cnvWd2xutyQQuiH3lh8ueVReuAy2e8fZai7tjCj/+ndPdqvGo7gNFzo886aYnMcKaGu3bZlQO2qvdnbZVXolvnquP5zfXkupP2fNC4gvgkoG9Sr7T6UvRVPS/Mds8ql+7ncKtkv+qFgVzsipRmRLnpgHY5kcKLxToHPZ3jrPd4VHnbhImyVDNGyjEt01R4wVm4ervXwgK4rzzk0YAHw6d4w94ZvpWnU/0szZN6sgBlW8OLzJ+mUYNns8osX7A4rFtY1MCFvLQbgi1olHsIhyV7aSScgAHldbbVcNKIOgOqryKMUDP1tTqChrK4whNVxH9F1sz2PN+4ZWna0b+DagjYoc78T7aHc4WMUfG4hcfzJbyTyGNWd3W11CLJr5L/6Ds3V2qN2rsVyJTy+M3AFF+rtlCVR32KnU90l2u5LLYv4qDA5MSEGc1oHLCbs6wCscCb3MA+CqSfXBTqMNO</text:p>
      <text:p text:style-name="Standard">97duod5qnrK6/XMzVe4bZXMThyceG6Yxix9ixe9BhEmFJDcYMCNTyeoKLLLXP98xBB6KnFT1fm77gc5sgWlzD+bujAyYu5adUW2nEh9b0Os0U+IctGF/PrL6+S4EbR6KC5s2x6st0/ZbqY6EEJSeua2q7dZ33iU+2er72/HMBjNHf41BjW2ZnGXiqLMzrhYz8POD16tPISmq50T3O837FE7KuttfzyHFl55Zhu9++KHd2XNHqGLsi7Yrgk7TLqeII/6jS3MqZLFZu+MMoEvzbR47kNkaQNq16mn1Poz2+ippsRuaAeGK8YLZwf/qk66Oedi3JGI0jIX7eGMZdGZXYD5i61n2ZkwfMagh3GMezZ9JS/9SBwDzhXB54gTxRycfIZm1xsFbF1ta7lNirr/Nf6kV8H+lqJk7RbyuShxyRjHvSRv1lVgrGanhlChY4x+ZpkJy9drl98P1y/wx2WLuRlrm7r0O7rG3Hs6txWO7UzBeh9qVSro7fN2epEnreZPxqs4hsQHzqu5mzf3ibI2KWaK3JDSxuowfBwWDkSQ7t0f5UAVe4krWk7P2griiOplt4xq1mjE2V7xnucq6RASWWl/83ib/nlCNqeAXFieP36IYWmW3ahnD9bAYHz80HU1I95kEYZifb1k5+2exbdl59aURitsGbkTdM6MoGx5+9x7s7ithrlrIt2zYla4kbf1TXJLl5nEKsOgM2zGz9bBm52qLjT/S5z4DW3EN37x76kUL54X5t0W4Jcyui4G4HaC8yeMWH6sfaqg1b4lW5mNtptQWOJBjCcTBVzG3N55fJqi/348qej/uoP88u7Vmv9f5zwai8pNatnt/J6k/a3Ni80Q3WhzryzsD3eDmrk+Vt18O+ezwvwx58YYl1YORTidIXlOZzzbibrNn40Sf1n7BquWDMmpV+mSy3it+7mCDXacj/askRhlz3ConzF4IcK7ptHfFBvLsZqr/O+tZiD8Vgz1GBs3zJppvp9fkNCMiLHX099Xuax3cS5mtOCejmmLttrL2RuFKwK+GZDqMeqmdBp4r+ZIJO238q+WSLFaKtZmD4F8WomtC/3l/rk+ycPG4wpij8iPVbD/7hPyo91ipMnnoFvsbhi4CxdZP6ZITUG7IW2XXXC8JaBoArzp59H8ikuKnKC80Awa8cvyMEBfJDYhDJkIMJETbkF/EIQ4QFGSIpGDFhRokbMVIcOCShw4gaNVLE+JCfyJUEE4aMOHAjQooshwxsafDIS4IoNU4k+RBkyYUqJZY0aFLpTpUFJx71/2iSZcGZTDEGJcmwHEqnLIt+dckxJdWSZC0m/XiVacaZPJ9SzcgSZ8uqLh+Cxbk14k2jSOc6dKqS4c6ndlMejGnyasWWMi8SfkmR6mCWYR2OZPs0ZVbOazdWFlt2b8mBHFuePYqz5mKyfKM6HTuWbmDEMmkehEwZMFqFPT12PbySaWm7/xTYQw4PuT3lzZkj5/JPn75//85Vv15d+3bu3b1/Bx9e/Hjy5c2fR59e/Xr27d2/hx9ffveB9cuVo1Ju/v7yORl3vE02nKyiSKmcCqyoQNOa8imjzMpC0L+5MpprMIcsJAuxmR4CiiizVvrop9GKOm2qsoJ7Sq/dSFLrJP+jWEQqtYOIG+qotfoSEaoCo1JqpB1N6orD2JpKyiDXDpKrMQsHo+uipnaT7DammHRJK8tE22u3/5jKkqyFCoLJNyD7apDBHrMsEjHDnHzrP6MmbIjLnaz0USHTLuxNONEKK1A1ESO0za7ERkPSRaRmGlDN3tgsqjQnp0qIK5EyXIy0QRWiUtCRRqTrv8qIZItQojpis1QYnXRxw76MUy655V5FbgB79vlnCuqkw44/XXfltVdffwU2WGGFrU+gdcqhgYphda2IxEmpxClSqQySCbZmm/VJRaBS5PCnrx6rLKSo6PRLMA1LshKtwgBDkcQcwRoUq0JB5LJcRNGVskr/i2Ibwip8ZzvxNhH10uunTwkTjTjiwqLSq6OE0ilSnlBkE8sX7eJo3wMXU7VHyfAEMK2QQ9UNqcJGDRThe6sFUUzGEB6Qp8Ys1qwvveotuMB+tezJQxdL84hJzByubdR6r0L15MO+yviw4ZZUykqbLD60N7ji9ZmjMA8rGOWagrxRJzTnBK5bs2Rzt94McUtYbCF3Zsi451x1zjl7bpBuilytW7Zvv/8GPHDBB5+v2PvWoWIdwtsr8q8xR84zp6IyzqleN/tq1D8HYbR2bcIU3HCsSUftV8gFp272wYgtZbvT4OLEV9pEvXycRNHPJUu1zCJ0iDh2/arsIp/khbMh/wvNPcpJFRfFjNqeTbJtc5N7CwnMyHOXjFFCj98tULUiPLomkxH8XedR0WWxw5SpBR/V3tVUXvvHkEJVRM/N/DL5xg0r1OmHKuzW+T7HucRgBmmtyRCqMNSyEMmMfAhbF6UONaVN3ckowmMMBrk2mjDVa1J4al6UjiK3ucEKVlXA23T2lp3FtdCFL4RhDGUonhnd5z40mGF5mvcyaUXmYSbKS2/gNaHRpc43C7pWcBz1ItgMrzAsa5nBIGKorWxQUQ2U0+hQki6xaAUl/xidaWxTFy+JUCUr0t9lMpM5tnwMagBKikXOskSOoQZKE+sW7+yEJic+bziWss2zDDQ/bf+NimeeMdsFBeWtDvXsaiIz4pS8lRi4OW9tp9kUV+q4upxAsVwYSyJsziItgWBQToqBCADTNEqJrAZTL4NYWKymP8mFynm3FGDFZjMTDRrtXuKzkVswaT3esE4ljquQ5UCDJtvYhlV0e07dZEUrW1XnVizMYTa1uU1udjM9hjtW4rzpnZ7ZjklbE9hkztQmOblLYPWbUbrK+SNSiSpRmeSULI0iRzi+y0ivQxPK4CjMIk3kH6FCWitTRRnqObJKD70Xvaom0XkxplL+uoym8LUuTlLOlsI00dIQo846zcx8E4RIXKImNqvMyX5R3BaU5pLHTS3yUge6aZj6KS2XEjH/gP5p2fECSDD6EeVrhmrLIj+awYy5koL+st77RppBUjqOe9rj0vE0OZTSWc506BPNb7YnIjwGT0jn42ml9KQZ2nywIzeSWJHEd4R/7MOEd40VrVSIK76N069/BWxgB6cWJCBLnIINCsIMBMsp4oahdylnYojTTpfmMigwkWTuYpcplh3NWg7rHgfH9j+KLkxzzwPtQ/6RQZNJtZiqAq1PMAayn6UJRsVrUs98d5pzdQuEEJnawkikTjdh0EY3bVGxksK9l2aStoL61PJeSRqhtW0oc9GWzEpZLuxGNk/rk5m48mQ941KSoFxSoou09qcgqbEySzMNRz8GFQ5VrLsK/9zjmFjjqbCaq1gP/A3PWvbHSxHzbAptU1bEVFOaMNgu84Vr0VSrgLpF08LIoWYOqqPhvgrWwx8GcYjbY7hyhNPDjyHJZIsIr5O5T2y6nChiEKTiFHtIqkqc3yQnyidSBkYzNapcLOEbVMK+10ZMouuDAhmwe2n2uLLkpWRb16UQLaxDo3PcRgfFRSmatnSbIVkBA0Yn6VUwR4tdXlaIKdEDQ+Z5V2yjlKcVKEnlE4ndnWlK7BvA+T5PS21B0HqHmyoApYtKpGQogxWbIz8FyneSxFPNDAQnlenISDEK1ySZ9CkALRHTd+GLTQVZWT4veExpdptpRekuVd5IQQYhIf9el6OcAVDzVkzYm4h1vWte61oth1OH4hC73BFFd08GvFG0IAuXDz5WfgIbVNeeF60+5Ug3b0kSVAjkW9ZF71J6NmaMKp3RhfyDlJMrYKJ9MpQ6qZmBMWqZcuHtpN+VC0z0jgtJ5hSiM45O3+ql2LzEuKdH3eZm7pKNkeWJ7nXbuJVDtuludeum5rV0MfjdLkwV7NJKvZdbS7suabW9IU9nqKV2GWMws0pxTCr0uTqB1Ik+ey0g9XhT9cmxPJdtmShl2q20cRq6DQRusOh7M9VGqM4uTigPqlV5QknIPx4wgApXeDl6vZXe/qGOXnfd61/nJmQOhywPQ9SrK3cMvJf/4tAEifvmAPqQdq8LzwVaOlCQdXia6MstIoGmuuktVo+tVJjVLtpNGaI0uD2a0SNflFDicvNb2LVpUGmc1GOSHkQzhUd7rQS7RAvbTEG5Z1s6TqyK0pgUR+os1gYlkZWbq4yO2U/pXuqcaqfoyp+oR9PXl88bshaiyerFpVScJ6hG/L963vYI8kyEd+dLYBTcWNeaPaBQ3XLQM8/b4NxuRq3FHUXF1FTG1FXWr4KHrPBWzb5iE+zvh3/8+0Zi/Ag7sP+2zFpy/NZma+zt2SISa9s7S3E90wkdgQutwKCRByMslxuN1KMddHOgBxQzo+GH1YKeeao340GrnZGSlEi5/73wFzURPWU6KzSqoAKEHaiDEGMCKTnrp0B7KDcRrxFUpoRjqVjyvADRJ0UyjFBZtZrxCvRSjMoCOv6TOaNTlA/qkKvJE6z4nGKDuTE5GLA4NCccNLEhJWjzmccJkD9SQjWCkLjCO1z6QrfClwXkQPpJqlcSOkWpkBD0oQGLkdqTMfj6nUqZi2equhLCMOm4tVyTv0EkxEKUD3AyrLKjN1EBGJqQpP6KI/8IjtKRC00SMjocII5gNz87JXMCK4hRMOlCLwqBGAtSmlDxkyhULUGKoil8MyfcrTDTspniuz4xrmIxDa0ykvUiKh25muXpLlaSsZgAjcVIu/IBIZVSp//LK7qgAqSwykXR0S5lrKlqe5jEsJ6TYcEvA8AHHDSJCY3WKMUmGxEnJMJ8cx7QUa9jmq9N4TcrS4t8G6XSUZPNURuLQhWF2UXbMUJ4Uy7VGJe3SipuATKZ4bcierGBg56kEY7nSi9aAowhiDW8co5aq5WsE0RD1MiN5MjwIDHE0Q/BgiVIyTGRkrKkchjFqhRVCbghSb0amynZmhCEW6O3wsbX4RGO26jj40QqPBNYwsAcwSjIEq93Egy02RaICcEVXD3J2UESPKOMq8P6cT2Sky3oKjCgQg2CMLdIvKfaEUgHwSWgAZ4ncTF1GcKIPKsfdJZzk6WY0ba8CxnuYxv/4Fs2Daqf7mq5r8xAbDSX9ToyY/qU9GGdDwGuNCw4UBo6z4oSZJs+/eIkQbGcnDyM4WmoZpwp09qtz/i+OHs3x5owC7O6V9ErDssOruvI1FTNjhS7G1IWwULFWXoXa1E+UKKUwqg0dAyplkOwLSwkceRH1hGq+kGxgnq1mKrNyXMZfVw3JPgHKNoNdrJAUqyLoUOKoHSorgGLtYlF2jK8OEkbtgkjLowqoalJnkjJOumQGpMlE+E0iCARq5JKk5vCobEYXQK3IHsd+Sw+e/sY3QtAcAE16ZsexlAlHlnEpDSU+dkk8zqzmJE8tpqkbdsleCPFevI0myxC1ConVTzA/xksxgjaHmE6peM8kApRMAmMEfWsisRMiX8YhFahSOaYprzZsIxczRzV0a/7tXCyP8BqO8hUJfFhmYv6Fj9jumyzJe6MStUBuaSAk4NUJLQpqLjCo8TaDLIyJj+ZHPharS2aDHIjPgp6GKZREp7jGDRzmz7jLdEKE7cCpjVcsVoqKSDkTLok0MzbF41Rx9i4sv0Z06ppIMjyPueCK1YKvIYilQchvh10MSI9wf3Twg88uTRsu9e4NEvhHpVywJNRtoKBEXhjvSCbMsNpRe20MeOSjc/coUSaGvZ8SU3E1IBKT7z7C0IaFMpSPAL0y+D4hxXQAtH0w+UwAUCsjmDA0f8dVdZl/TDCKrFyQM3AEgtWyh48UiWfwpL3QaQ65KF6GiaK8rgNPUyZiTypaI0ekyvnwVLyc62OEcGIKLyH1CevArSp0i7ci9DV4lLwLJk6Eb392iOAYszDa8cWE8N6/QhzC41iErPq0qPuq5pEiRJ+WielAkW9y6290Ck9676FVSwochARQk/8Q54Ewb8oY8GlmyoDHMPimlY2Y6NoSyKvIRREKZOTgUVXUrmsqVOmeh+WbMKonMlJlTy/TFfYmr5mqlm0MqjjkFH0szCLZD9c6zBmtdqr9SsSS5Yf/SuJqk5vK1NEWkSlTaCaa1T1gjCHFMuZ4ZNrVB2rSRqSA7X/3kqR6BpCDuUSU90I7JTXuCWby1k5KeML71E7KBHVHHwfWtzO2Qs1faoxxpNEnGlB3DM4BrrQSaXTwDClHoSkdms7iStP1olHENTQdrVAYeqhMm0wMeMoJHELrkpCumwdylETHylbB7PSYfTMC9nAEqko4HM9MgVbeXGzqsothLpc3DQ4ddRcSpoWSaNE0gLYmM02YgNNinXO44CmpyVNY20/rAXf8NWmGnrWkJTWompVzdKiAm2rS3vHN/s8IeI2zaoZeDGknvItUwotrpjcFu2LrXwt+Ckqk3jOjHtV/fsXS41P5yWT9vwe/oEMAjXT7dGpfsxHpySmBQqipgEr/55kQnFzX6lRS5zUJTqTSrZxwouppMox3NhBX7i1pC0EJmqNxHrDQWIDvBUtWcslQySZ1qEgxWzMVDNjmwGpVgnqVWc8zPHJl+/kvieazpolQjbNM0YBYrwjQtYiQD0auAkmSqX4B0ywG6htjhrdq+xwP/FV4zUOHJgpMSrAIZEkrPYyLvJhGOeyKJs5nywLQGVsUzPLxpi1LNHtlL5MktDZM+ndNpX8o7uNG5RSTOnNPy3RSx4aTtW9U0S7Uzc8Gjhbpk4RwpvKOZFRUDvSxO8jw4X1tgfWkFMWvSo2k3tbJKnyv5Q6orZgJdoKvEqDS+yrLJgwoKi8nHi8JeU65f8eXMsL4l1D8kudVIqltMmBhVIKbECUpDIPnExLWc9sqxHHe5/GnCho0eZ5kVLrAWaEeTUSrTOpqwJZubC7Kta9oto0ZuN6tudfqQ+MOJzXDCxpa8UIw8X/tVfeysxCuzSgeRR3vIsEq59oFM96ow2EnmamCx1xpN1D4y2k0+aDWjFZ1ZMY9Nax8hPJ5DwChcoeOaWm6SI4FLl7JMFR7s8KxMMBhstVvcqac1/PwsOJVWi3o82FqE7aaa0daV6ng2Ry1pODOWqHijNQ5aNh9CGnGxIkmyojvrQySpjHmriteSPqM0xqVlSf+YypZl9Cpsfx66Q8KuL/AYk4/Q+D5Nb/T/Q2VQ2VMB5jYW0VvdI6raPne/brv44PcIJjfn4PeC1kX6GuNwkYhyaXLSomqbEnkaulHAwSPdYY/ZDYJ2lIXZqvGkHRdBWKojy9FJRL52QRx/6uap008Oy8kBaTYvxoP+3ga3mMg5q9bN1idtRhfdJLXYRiTxphfwOO1lVrdNaI6qCWrgSjKcS5f1FePI5Q37zfFtxgiZofW1qTYRSvTLpcK9NhhQQlmxOYhCJUrKTOibo7UJ6edhHRqPa9HF7aaWFt+6zLE87JLzSUhc1AiAsmD0TrDZFI5OavgpA6dx7WVzFjDjNNwGbwBn8P+jsW+dCKg8LAAOeVgs7bgnM8/xwODX3cbw8SXYQKEL/lDIiETL3TyTzD7piLWceZuauOFGWclHgNYlsmN5scaVIsGPISyMIE5x9bx8pOnhYWr5157q184FsVFTEsQwRZ3wLk2KzRk57m38ZqJAfb77VEDQk6nkZLawYrSusMI56as+kJvsde6AMyWU01l45j4OOqmXMULR6/Es2Srs69av6VNCXmsihUm6PywYiVkHQ6s7i6mlPGIq8ItN3UmJ0oDWXbFPOT0T5slfW7pmR18EzX9O/4tTc238KOiBIoAYSg8F4JKIUSypbz13EGphDJRZWZo5Oo7IJ+wN385j3Ct3Nbozba0xbE7qYkaloWOZLoSv//UGp0K1qcQs8ld8pQZGYbfhh/ybSa4rhRWpuMslPc23H0bF6JDZohi+D8rG9HXp0heyPkjlCERNJqZxfizkqrpnNZgqBDYS7ahE/9JGhaQqt07FYO1mke1N2jE2Dh9EmfYUidbFWjE8ssJdNTu+0hiad6XHbIGTxLIzL9Zm/ipUOHEHXO7AoS4t67QiHvReNNN/mTpw/yTRb58LzjeIAgiLpeSTaHGdqMose8DajocZ9G4jaLca34NbO6GMjrTut6xCknJUJ++RexgukHIQzb5kkGdMPFZsk87hyYC4qumqck5svMOih3St+RgpqzMXJW02FFY/QupK2nk++XJXP/aINC5Ga83rlg8JY25qzAgNL1ZX46uNz6B8vptBpv0oo+p+SdrYI70Fa2tblKpWWmf8rVXLXftfXT1MVlTlFJFh7ymfElM4oWlSrxqvh5/YGLFDVpIAmCfRgABTiTqKOw7RXNGmW/ktfXkkD522dwwY5w/oCHfsCCNegHeQj+4P/9fhj+NcCC4Rd+4Q9+5Fd+5f/95R/+4peHNZCH6Jf+5bd+39/+40/+56/+6wf+5zf+7M/+4D//9Cf+8Q9/6l9/ech+6o/+8lf+LID/6Wf/5Gd+9a9+/ad/gJDXr5/AgljWEOx3UCDBhQbXCFyYMF9ChhAPDhxYMKHEjfLWYHzo/xFjRY0SExIESXAkxJIVIyKsqHLjSXkkPYJsybChzoQQaSJkuPHlSo0oU2J5NrSkx4E1mULFCTNqU3lZqj4V+PPoUqvyhBr92JFj0LBmz56UaTPm2rMuZWLxiaWp2Ys9UVYtqnFmxoJrcY6tCnOo1r9H7dI13JYhxaZ8HcfdSbhiyKgZHboUyfRgvgol+PE7wq8cvyGh/ymwp3o169b2bvzTp+/fv3O0zx1BAno0PyS0fwMPLnw48eLGjyNPrnw58+bOn0OPLn069erWrefOXW47DSrXgZcYAOQgeYQ5y/eDeLV83JYU+12NyT6oypgKzyPEaLe8WITrB9Y3Xz8U4f93n4ELrVdgfguaZB5M+rXnFH4HoYCeXemlNx9G70GU04HqfcRTemtVBuGISAXFHoYk7ucgeu89hKGFBrIo4Xz9ocdQggLC5WKHNbKI3n0ztgWSQFet+OJ9XmGEJJIUcdjkV0o+eSJGEC4YEpIqndgWlEPm9JCQGk6FXoJfgXljmmXtOKGbIYLZlogtIbjYVV4ZGGaGYW64pFEDDkSghmEmuKeFQdp3pZuGenjSoCJSFB9ZNqaIEEX6IbrQgnhuiemg/CXUZo5zpkfABibw888QupmWW6oKwGNPrLPKWmussprzzxSz/ZPDbf+clup3wxJbrLHHIpussssyu1x2SBz/Uc46VJRTrHanIRuatqBB21tp2oomWmi66RbuuKCJtqq4vYlrrri6gYuuvNoi0Wq83ra727rwmsuuvvGuGy6559Yrb7/eIpwvvav+i++289K7W7cGR3xvv+WOC+xu82LsKsYUAywwxesKC6y7D+ur22/cWgywwwfz63DJpt07ccGi1asqvKCRJi/D8bK688D5ttrxbj+nuzHJ3R5xscvgnrytuepK7LLIT/dm78lbs9wyxDHfzK1pBUfsqsEfo7zxxkafHDbbCYO7c75RMy31vyf3/G5pO9vdtMzbMrz10FkHLW/MXJsNmtb3/kt2ENpqjPNuqLlWeawDcBHbFL/+/6NObvaS26zoo5Neuumno54stNBut045thUrcbI806622uXCS3PPuHt7OO3wkgY6yzhLjm7M/tLMMGm406y3uOWMPbxu0CNMM8e18xZu9Kz6u3bxxZP2rqtFVx3wt9tO7K3w45rWs/oIn+82b/jyvbz48yuNMO/Vl9974rwfgWb8Itu6tlc83vhmXv/bDWncx7DjuapdTLOe3vgmOfeRjVzPSxu80tcz98GNXvtKmd3Qdi6zhQ977luhxJImQviZLYYdvJ/cNqY8w0VwdaFRl/wehsEIRg+FCHMg9rpFLt0N74Frg6G/didDAfoQey10GAW7trdv7U+IIhxg7VK4xP9yHIE2tRMNaVBDqzPWijX7iA2vmMA5YJUrdXKcIx3raMc7XqeBoykHFWhQLTwyR266ax9vwpe87nUreVM7ouJ2yLKbFYxsrUKaBq+Yt0aua3naYhgFaSO5KhbyiueqnRIdmTgeSi5dGJvh+XIDrPZBUZM6JF8KB0e2D9qNenU73iS5FcDbuXB1Q5</text:p>
      <text:p text:style-name="Standard">ChC4tGRvQdLDs2fBkXC3cw/DVSlOMS2SE/5jEb5m6IWZtfusbXQiiOMHp6PGYRv0W9a0pygquE2/TO962k1Y+B8iRlO61XGrMN82ZI9OW/oMeqS2IxmtVUGvc+ZzPzxayXo9ybN4M3sneKspv1kmj0rEe9gD7/jJBjI6QXHck7jOlxnsYb6UZFKj5xclNtqmwk5Sq3GloNYI1T8FWv3rhJQOI0pzrdKU+NtbrcuI4K6+ipcXbYQdsNtJYeHWUlXzi4DT7smhVzoTwrSbZGfqydqXrf7+zJO4VWUYf0I1kvMQbW/f3DgpIEHP+wOLUXno+HjaPfFXXIvXo6tFzWK5wAXeVQsY0medASbADXCUnFEa93VAssAiM4v4r+7qSs+lwO/XU8rMJPmPz8pMh+icVDMnSfmGzezn72zklyj112TZi6QMtJxkJTtUE0be/0Za8HUhB4/jufJi8p1sSxbKPelOpR82k+tQVvYModqcP4lj12WTRu/9sUGskAq0sRghV7BsVq85jb2tQe7WgajGTtfIOJKgwAjbdqjUzb+MafETW+8p0vfXOqx9Z1p77Aoe40IxnDriXuieLjr+TMSldtaTKfKCUi+Hgjxna+a5jbAiHxJjrPdto1t/Bk7MAIps1RmuYfx+yYchMLQMxmVYoY/eUv69awTKqUlQpz39JGaMUOWxZo74TgXveKsrvGrbp//bHdTtvOS3bzbrUtcNX+FlKR2k+3xpMgcae8THNpkmUhPeDGnjxNh3nxWbUFWiox6cvLPhazhe1s10p7Qnd6q7el2Z3PAJY754Xyxm3urjJB2MD1VQ2KgwutvMLcYc+yM88A7f/rFP8xiAFoYb0vtZU9YspGzsFOY2XUL6c77elPW+en2+HjHzlNSMUVlIRm5R4RD6pIIKOWiuwLr/eWuTt7RfOeARX0BjWJ6MGq+F4XBeVzeaM1KZ9QVbROKD8X6t+IAfvMjs0y2LYpy8+dWaTkXSFKrY3gN5PTZ8dr5lhpJy5OsjmDxq6anCMcZytadHuqhdvYtMfYq4Hwp/PMLe3k3birMbS4mExftiucT95Gz3Cohu1tEVg+A6b2k4mkq94A6y8szw/YP412/O5G3ukGNK/u7GUKgylNc9qTncpMrHTXmVkAc/i5aAYyLnnWy3+sINKUlrQaY0NTXmV6XaAeOtH/i2502tzXdfnttG1T7OsVr+3U6IJi9+CqcL7p8FkDxh8Gryjm5r41mxjteiOT6/U2j4+/gm54ahOo77yG+2cHD6cjnxvdVu4P1xCtokYRi73F1t1kErMeZGc9wHrPWtchdOaYsd29IaRVmbZ9H/GQqMxuwbFfZUU8bWsL2SFHO+9qNmphP4tqGF8wuOuGZ3druFm5Q0x/+Ov73xCfalvO+phE46tIbUe78HXL7CmbG8ouJmahIZ6cX+830656cuGT78sSlnDpm60+j8GSlCmjum9g5VI0WnpXnFPHb4J29POjP/07vS8fXefpa5Z56uU+ctlEaTRCrnN59qIejbEO/9rV71KX1d/g2J7zGFP39B+YzVN2GNDDVJJjaQzVAdep/Vc9ZdzgxVks5drPZN3Q4FiOCZLQ6E+BIRouYZ+51dBV0dmGHaCBXRSMzZ6xkZuN+VjgmB4roY88pdDieNDYNV1jWVz+WF20AR7ZZZl0LVX6UJLDNR/JZBnLUc1BjZK5hE3XiFPCIRNvhVLnXdUAJY7+vVuCTQyfEdCYcZXk2QwS5c1gqdW5JJwswRB16Z3eSZDDzUvPUI56udQayQam/QbxqF8gCuIglk7SbUem6RdErVL1gVjdnd0iBhfflFQrwY94oZx0eVP1DAfrAVbqldeGRZPcuBmiRZc9VVzwnP9iiCEeJcrVGBGQVwnM/YhUvTXh6F2cZj2X2R2ThDlR2XBRd8UgAjEa8kCYVombA6ZZ5IjgFE4XvuHax61cbTUfaGjMRwHOzqxhrKFMLR0f/uibGUoSFZYd/+hWiwURj23gX60Uy7maNr2WdZ3dFD2dlIEWGUndOUUcaI0hZoEg3hkMD2KVLOITV/VXyhmSkvlV0QhaY2FY7XlMwLSU5VCapfXhP7hRbZQf5BDiRnJkR1oH+63D0nEa/E2iwy0k/njTKkkY7jjW/PgaR8XeknHM1bAcE62hP57WWEHYa4XUeKXZuxUUr3nVP7CQwwXMXfXVeFXcPQ4cMlriuU1cGYr/ncupnrK1HVXZYRe5k94MY65B1ww+Ze5No+n95AJV4wGlWovdE7/w3eBwW5M9pNgpDeEpodGkEJ1Z2Clx0zKG267plljNm0r6Ur2ZojuZ4OIxYnhNlpoZoxDaDhzOnpTZ28RxXV0RjlFtUtvhUAuBFwM2mdn930PB2dFw4sd8lxntnEvZAx/SFE0F3dh4ZGzK5mweB/tRS6kl4iZlVgF9Gb5FU8/4GMkcEI1h4YLFS0XZDElloIexVQyuoErhpBY2zA2dm4e5GBCazC/6TxUqjO0cFgPtkxHdW70sIl8Oj1vV3xB4kSg6myuRZuhVFQBK1jTZE4UxEp3VYHiVXHzu/5gqzc1hkZdw+qTvsFp9Alg1PQtKjSHYFN7FwaV4rhs+Dh9IMVehhddw+t67PZAsZhWeBc9h4l7E/Jm3+ZP5FKUMmaE3giLMTJW5BZGDalnVTAzo5RgcFgwu8d95RmbVRCRr6GH48crmYKQYeQttGumRyqYhrgMi1pdUhduNRh1XBU55DlhJkeJR5VAwNaAcwhbBIc/CHVRyXlBJuaX2XdfSZBzMJFzyRCBsgYtXMWHAsVjCcBxbyp+Opg9l7dYjjpwIjhhJDeTHUdHEuBARNVeMDmaqnc2X/d4SGWP1gZf6cFFUAeUcnqDzWZ/2lGOMNQyFlqG51VXSXNQ+3o4okf/Wg05izZ0aR63ioVanfzKU6pUTm2XiXnEZYN0SOFGe8VieTBaOUj2kmpFprIqXu8UonuXk98CZeK4hxp0GJqCRaq6mrgDdGzENkmJrtgbis4yaSObmSjbdvkjehFWoc01fOdnP35WqLAZZyi2oMu2TAU4RvgwjFUogf+nb3RGmhc5PWi0UZO5gnQHnbk3iqj0SqO5odLUYVPnVXpojYjnfwqJg4uHMOUZW/QGOiIVVnBaPev7mcS5cb6oWm/GqSYYiyMGgmI0pjpEg0nBY9J1qGk5eh5rTyNYNORVo4r2l9bXq45WNEuHYKEpRrAmQrb7bv6CSAs2r8Dybu4kjMDb/T9T6av5g4z326jcZHpNV7LtV57Kxlm/gQBqlJkxlTkXCTqZhkbaq7doOHUhSi6f1YisWGy1aLPukix7hYEd9DyrJj6iWZNadnmJC29VEpYTJjHKRllrCq2Lu4nlqVXTB0SxGzIY+22ZZnxQ61ill000ObLmOZiWSqwBKmRKKLjUqKwZqXKs2ZMDUo5/mjgdWDOj26cmF7n5G2H95lxA+YSlyqnR6VFLyk5s5l+BWbYZGkTzRIvqs6m9VUZLd5bwxH3D1YPzNWe0BZWT+l9Oomw1ek42eZ5k9neNJkbv9VTxRDOhwZT3NUmZSY2qoBs9VTnv54YNRI9va7/3Kl6hx/4d3dNqpERx+XlbnduFjBpqkGpntBOrLLRS24Wt6btO60ezLRGedXS+XAWvXDKyyXeknxWRRcpWLadzUbe5Ine6H0d6IOhRk5ln0uds3fptgWhg0FY+XrtSUrpvMBRQNbdLdBtbqUuh1ORvXktA74hJ5lRUiQW/NZlv3wOA4WmiOumDibpyGFhGMJScBLxcHcpcNefCTORBSxiCGFZMT25zn1R3AuezkxaKpUt47Ym9TnZgXgxzWedZxQZu8oOak/Sgf8opr/qFG4m8gCzIecWtQDRXTLVv2+WOAwuhdKvI5kXDjTXGsYhz4Gu3AptLP3GSzaZw57k9/iRKNJVHCbv9TZW2VUn6vUmJjzUKhBjHaEuKZXrkyU/XTuqrxyGnXa5EVI+XkJ3Km/K0ZG2qbuAYkx5xrQA3vcXUsP0ktKSpW8N4PnzVe4NYsC71qtl1Ujv6OV0KlUwqUIwLngoaipi5uvICo1ACmvpZxPAqZ9knPAqdPtGXZExLqP9lfx72ZFUGvl1ke1RHeOPeXZw2MnBkNvOSh2Kqm/FqkTTHMIDv0Q6cOSPKRp4XSM+UZDC6ksc7r0WYu/BxSgU3iw/4Nc5ZgAZuNl/5N8MVV7t4o1cXjotGO4BVzPLaSj2GUDeqzn17fSsufIGUl4CavKquQgdJfFg709WyeGd4doy5WJaH/1Axn7hRPT+G96PX+pbA1DmjBYR2a78cacFOlHHJJLYZJ3QP61/780MKlkrp9JkG+6lH15+NyssjokB7xGxpasVr3HnHKqDtRKBNn0Mrlaa5ps67asK+5Wcdpnm6WXov16NjWCkXySrUSqStB9GVj9rJonbR4a32dbEPKaAXa2wM3quVOItKc2hNq29+kXR3HXGnVYd1RJ6IyZkp5qTqx668qDhwd3BBK7AMy0+QGtPTNscPRs5PSniabma2t86Oe7HNeoyOpdj1zMmQhX43xYwXicjBV2OBeKEoWjggLIAxpI4tNXE8u92RG1iTL5PUU2wMfpRVWXE1aGSp+cNrx/4/I5Y/qwiUuz5s9Uc2+1nF4u+l1ndPVXpZpdW7RNix0jTfmykwMKTcI+tsyltEDpBdC7+GlDWnQGXRmg3iIf4dtbgdF41LDwWvSQCrFAaZsH9oYmVbM6B8xiWg0oVNhHl91ntgVGe7BiWkQjlPIeuNKOmGqFHlg5/CgKqfDCm/8EF/D5O63wY9vjRQbtqTRMp+L+l0knWocKpwSh01ijatDsZwLlV7yjqBJGRiUbi6jneliAZ/sYaYB1xr+ZeV/uZaOgaEXCVeVDxcy/9IXr1muWdM+1qJdhhYXHbjhaSUOtXg8J3HwdSXB7c8EeZvyfRRXlpeKWpydvuKksi7FxP85ooXRIEiaHl4Oa9IGZSujiLv6q0OHqLnOOeCmZ3t5k8u5ipM2gnXbC4+3g8Le5JGlJeXP1l2VWioVR1tVFnKVoQaonZYZLmae2IWzwkmgBnIzTlfmwHisPRdzYD+jbpoQc2aVKVo4narQt9FtPt+kCCJR8srbESYTsFVeyEpsqJvvxsqqebcnOrPYKvImmWtxKKWa3oXqElMVS+ZgOaEdo0Mz496Y8zgXy266w/enrs7lj3WzPH0PebncWtHbx2DyYHaiDE45uhOMxabWG2bNQcOva8iUkJ7tHxYMrNv8zddmIbVOrdPXQWaTyj7X1oIhffKXbI0WlqJsoy4XlSn/nNkNth1COvVdO+MqEgICfJ4u/Wi60kez5+kq1f2J8RLmDQXNIQamdd3NssKve3/KzJPxu8KJa9Ey8xRppnQDGqWPNijP8sE+El2HdpmqmgIiESuJVill/X02mRci8HJVcO8xMA7vajar+8a/aXX7LLZRL+b7OiYnnHr3Dyd5b1NbKGQ5Xr4YGMEE+qGiWBZWXC4R1J22IDL9tbg8NqpXGh/TxkWi7eTgfO/7fuStjrSoA8/P1xSZcuJV7usTVNfSfck6Xi8WO3Ny9FaenmnhWmu1mbjPm7hOqi+fmTRv6GIBS81loqST40p2Pgk1YqhqcZRBVfm+Hs862dD6rMf//65Hrah7dy6ScaF0SxtA8OOHRGC5gUMEIjwikCCShQ+HOOS38KDAhQYpIpw4MKFDjQ8TCuRnUORFfholniQIUuFGjkc0Mnwo8QjBkyNVUlzYcudGjyIjwiwJNGRNjiIJIkwqcyVOJBFxfiyI1OhEm0pHfmyocUhPnC85QjWpsKHPiTxtDhRq8KlFtUeNtm371iZFomFrGmWZVuzZhjW5psQqMe3Zt0hvzv2nAJ69xvYgR5YMed8/ffr+/cuR+VzmfwYNehY9mnRp06dRp1a9mnVr169hx5Y9m3Zt27dx584MemS5db51B2ctlGHMm+ViUiTpkLBFggYDRyVJ123dof9QkVdculNwWeYqGTpfWFYkzvHcXTrPKXJ60JJYiU+FWh3pkH/Wwx6++Zak3fMcfwrPqgHNssor9spDsKqjuptKu/SCkmg+5TZSiqKyYKrLprJactAm5NKSCKOjLOKqIrcEbCujpEKU6iilLMzPLu8QYutCwEjs7kK1vIOIKfQSC/IwqJqbb6nnXPoLSeaquqhGlyiszrgEoUtrOvAG9CqtKD9E8KYFNSwxy/C2C5BKsFJCUSfr2HqyKbtKIs+kqbbc7yvwZpwJK7+ySg+nfzB5rLFBHSu0sQEqu4yzRTOLSbhHIY1U0kkprdTSSyFlshzf1CkH00d5XFMvxPgiSsL/kABMUryP4AMQRxRT2rE96+zqzyypuvquuPDGiyrBpdbjKLuVjNzRKbdG/IdPsijscj8liSIOSaG2xPBFYfuUrjyyyJLJQZdIwu5XOlUNESS4rtrpvOdwLS+lq5oallc6n5yzyvTyInetoWT8ayNp60sPOlUV3M8rItMLE8qEUaQOpKZShXPKkOYiFT65EORtuY0Gzs4nlLy919trB4y3QnKvestYqjyKFcaCLPQXS61UjTDDoo7MiMejpuvP3z31qjO8nv8Z5LHJkKbsnyk2s4xRZf/8VOqpqa7a6quxlk3jTddRJ2va7NoTZJqeNI/YnUfsdaZnwfrSzu/eDXZM/6OwG9uwY0u1dceemKQJyakAJjHcNIHE6p89r9zuTrKBYotnisVU0eBWE7RTZMKfVQ5oiH2VWEYDExOqSfLSHHvdGzt8++GFSYaz1/auNdffXiskb0SPWYzzIJNSbm7BWz8uOa4hoKM7wF5b2g6rYfNyb0ScsouSKqtiMhH5M1O63VQnYR5w4AOJ1HntFTmWO0QSkzxYZWc7ohYxn/gmX/zHgW61yZhjPE6gfx4YwND/CWUPRC0NM//ozD+8lhn2fI2BDXTgAyEYQdJAzzcVlCBrcmevu23IJTEpzIwshBWUrM5xXQobztjzsvO5zjDkOclMTsgiIMHOYA4CGrg6kv9CsDhuIcqCGJMKpL/HTWd1+SPJdFYiJ2E9yUbeGl3M+HadgDEvKU2MC6riJqby7co6+XuZq2RWERy1ZUTMiRmsYvSffHWoL3LaU51GRUQB7Ss8WrniumpWlPclTi2DKV9TXOSu9wmyPSPanIdQxZttLTKHxoITw7r0w68Ay1ojlAmzWuI4D44pXR/ak3m+FCZzkUltCrHkhsZjosLEKUYI+cc+koa0xySqgAc84D9wdEFd7pKXvfQla7bWNU/9kjRrgtzjIFKWMl4xedNbnCndkqs6Nsdk/ALMhdxkv0lSbFSjvNPGNDnHVMXEZ+WpSvLs8y7iwEcsKaObDSEGNTP/gfJN+Klcfl5yQ8RQSFwr81KB9hU3J9Goe6uDGOVYAr9mfgtVXhIh/E6ET3gptECGLBnwmMcnJ9owcjp70zZpUh6LbnRCj2MX4zBis/3Mx1UdhOgR3ZUho/DmO2obUITw9K8ybfBGG9TPT1YJLCYWSEVbsiQSCQSVTIbublVBpZiutLOx6EpVR1gMobBaqMgMUFEGzEwCoTYRYo6VrGU1q9TygoRNWfCsLIWp6I7Er4h25aJz0iaDsGSYnrk0J2GM1a96NReM4KeePfWg50wGSOg51FfNEYk8N+kwND2ykeBR1o5ONZf5UFGmT1EjXFzVLZBhE5Sg0UibNCqlu8kV/0wqI1P6tjLOiH3TKWnl5rH8lFInNqUwZ+udTh4qyLzOqqJgKSnGAAeepwxuTA/yihxJZaq7hLR4XFzQaRH0SZ0NJYkm0t0Yk9O72mH2XGQ0Dm96eiWlGvOiaSooxPy5zWvZ6kEJed5NUTSYCy0mlpEJYKKaVkvPVOWsBTbwgRH8Gugd4TfqWEeBQffJOhFGpti9Il/zJxeQxJFE14UbI92jXJlG6y3YVZFSUbW809YLnze7LlE2ZlPi8UNZ3bLrPj041HJu5D4lLelXAAay9J0IR4FLY9tKVbnIplUqygwLEUMKHrrG5YSg1MnJ7DQlGydoePJF4mjr1Zf/OHcq/f85b4mSKEQh1zaamW3YNqkMK+OGhXG21aCA9tmwjIZwfQ+6l5ZCVTFv6Wp0OWpmiPNkqm6RyyzhEiNVQpyfmvYJdvlKE4ggCqbgwu1c7rkqALUqmQFOQcAI9Az1EpxqVa+6wMEsBxUgLCDdNi9lOXLky2zEW8P2FoV6NSfoqPpXK8EZz2teUpPk+lSn5rlvQ3lnXj+jO+z6aokJIudroZZKBEkSycl888AYdOe5kJFP32niju2Gr8NWz1qx7QlMo5s7JMFUXo0OSofc6cnkJjlVzvSdDqdV2Xm9RETS5bbajlcU/YZysika18W4Z0hlhpe7iOlQT0XsJ/G4F5p34hb/8LZNneOqZ6FaMqbHptcuYO2KhuwSrhiz90+zCJrGCuhvVu1RGVJnptRhpTGrgR50oT8wmA4ucPPGxeW/gcl9VZV2iXU4sLogjF74LN9gRMuvvjgPdHrG1lOiPKGCH4jhFZt0aDj6TQvHybaO7gkuG45mX39L7OKaV8tRdF/WNlk+G70Zxsq4syHPCF3OaYk0Ne5okmu8knciDggvmjb35C9Ih50mYsq4aBOZGb96+WJsOSg/LKKOY08KpHEmiuXDUBXpeEt0uTqbYl25MNI2Xax33cbDGvqWcoLJWJAu/Lp/MYXaTsR3DglE69xH5dM4R9oAuGCZAjLhadkZ5tCx/5997Vdqa2w1635MayCcKpp6yEKydklFeJ2C9p1X/s6ZWcijsqHJ2lFRbEMr4jPviivGBRsk3B8H/0iL34JERLLtjW4Gz15F7Mwpw+SObPgCScIHucTi2l5r+AhGfJICPU7FK+LDcdTjXhBHPWRIsahKXmQG2QJG1trHbBYnvU5m3FqIQOTL4wgLJJ7nVeLM7dZsKDTp2JjKduooJMDN8drHj37id5bHB9vsRjTkkxyEpn5NXHzLP/4CAe8i+TqHi1TvPyTEyWyqqITsd9SiaI7Gv0At5wgoM6bgacpj++AwDuWwNjSmwR7srFwIz/girdiLZO7NLf5uyrAlsIYPWP8Ca0GEDyjez730LY7mD5CS6D+iitfIsGxCTKkMyao2cNjMjcgIRJGehyCijVbgz4zEI/moaj0oB0tUMMp0p1xOsVughVre6KJa6BCdzPzu4so2ZqFm0ArzTNuIRQJ3q6FqbVX0QwFXTz3Kr48CcJL8qWW+hXaQsPxA8BQ76jpsKmj2KLuyyEfmaNKySxHNQmfkaMT0wyTkJYZiaurYzrqsw+y6zaTKcRWbbGJ4y/BS4h9WQAv+p7+4qmmoz6syg0nm8CARMiFLw9Vg7axwMMz+CLDMjxuJj1ZkS+G46IxcKgHfjaU0zTzWLLICTw/hhDfoKvBsi/4KL4eQAO7iJZD/DIZDqmxXeohmEEbxIgsuvKuJXOtvbqrL6KzQPgrFiuRujiuh6CPP9CiHYASmUpGuZkdOcueFJGna3mMZuyVtuoSlbpFZCiN63JGhdEvtoEpInHDzMLBWEqL1cKsiR4YBi2wrgxG5xpJmwG3pwoQrS2gIlUt1sAV+SgevmIq2rm0vXAp25PGSiLF8QvHjaoe/JCOr/msNNcMNH0shMTMz4bDo7tCs3IpiPMWqcMmVauxBLO9K3Mcd8ciEAJEcjaR2OqxzXBEs/m5N0BIcc8K7jsQ4yOJwfm43rk80HsI37QRAyuYcoSX8iuM+ni23wq18rIrGAtCSdHIa8WNtDC9y/yiPtGhHYYTR/kwCPdxDhkYGz45Dm16GdpolO6PT8z5MjQgL/OZl9qixBS2upezr5SLNhcrJTIJtiSAGqXwvX9bSBlVP82Kq/KolujyOpOgnZFbqX9wEHN0LYDyKxQaLHPtu9hDGeLYlVkCUspZE0a6MBMWKMUINIBOlDf9hIG/J+jQzRmUU6LpvHWgg1mBCWUJjOmpMWQCwOigkPtxEQgWTF+NNqrDRIq8xAp0x+C7JmehssV7rvjQnGQfiPkpTN5GqEVqJYMyoMCaGQH2O0xKuFwXiH</text:p>
      <text:p text:style-name="Standard">QTBDHLhHa7H9+qNMC4G6/DrWByJQ8rRBfvEnkplLlanm2Aw9hDpx4BqC/9lkHa4rNi6B6jmR7OUzkFw5HnKya0+bm8O76ASdCLxcYRyjETGT4gI8RqDZkeSw+O0sgXfJY2oE/MYjdt6Bgs7FJHk02fiI5rkyo4uTUOXkEpz6utUsObQUDK1ipZ4zjJFcUaN9VjxMC8qiAqCk6zuhB8UQAMQAALSoB3agR5AQALyQQF+ri3Jx1tna7C+qEagyQN90rMusidSkhBnEKmQiOxECgO/DocOwkf3YQQgwFrNIA2OYV/7tV/T4RjS4BI2wMUc5vBYiT8+Ce2iJ7/6LXImwh9C4BhCwB/uxil9sDQjLNkgij70ZIt4izenRwLnZD0558VepVHXT3ikaOD/NrKvDHbG3Kvi3g9IpbFszocV+ZRA7oMEm+6HoEgxt0f+NhSUDKROQBDZ1BXItMN9UCuvKpDZhKzdoOf4mIUmdYg/asj2bjGRMscUiyTXhpbIXGZ7Rq7KRMghzLC/JoOrSu2W/gVZ5XZueymYaKAhv08pBsEAQKAd0sFamUFg9/UeCmAfvOtmGBA2D81rn9XhzonEzqbLBlRxONI+DeNmNIZcWS7L0Kck7/UQ/FVg+5VfSfdaL+ABQvYVMURokHY/iJOg3uTewkRi0wABLDbNnC22avDrcuVAbjaigGU5yGlC3WZhO1dxHzBeTXJOkc2P6GlCG4I5B4krl+RVv4vX/2jwJLcoZa1lJF2nOejrCEPuSYPIpSY3PWGO6iZqVDlno/joefoibZLKGF8IUUVVaDapTDTyL18uXrfInJxlPDGL+MKxxGZPXgEFWJ1P5wqoaW5Jqeg2giXYgdJqU5i1M7+vHCoAA+IhHf6WAiTgAgQAACCAHO5hBLiVgIHsty5KFmkw0GCIHMV25vKOIUaDLUyABRbgCeRhVwDOU/ghhwUAAfrh5Sr07JZQI0qABUYgAJqhDwLgBK6gHUDgAwLgilMgAPrBBHxufkMRPXTrt1rStXgCfbxTYttBEKzgg+TCRZTjCB7AAAShDzYg2oKISc4suQ7j8VZJ/aoJu5SKE/9p8yt0E3J8q8SWTctotUlDNEI7TRqzRHI0pD5lTvKESkEfN4oUyZmulpSOVvBIp2GyCBCPJ5LsjYb7bmiSUjssjDVN6CbHZC9D6sKcESTlw28elS/7ZtHkSHkcr6ggNknFhX+qYAD88eYECMAyw0VPzYYn+JmheWrsFm/LyiD8QQKsFQIuYAAeayH8QQA8YB8I9FnDxFCxE6DQlXP7Cl9S2dsU5FQmogIkgBwcQB7seJMLY4PT4A2wQEfplarWrAgV6CTuYx2OYIPpuYiFZVOw1EAVMX7yLHwBULAKz3sjQmLTAQCUgClcRBo1ywdAgBwCYAPeZ2k9OVCRB3dti9z/znnr9AM1Z87E9m3DVrGLjtbSCG5l/iZGwJfZ7KT9xo1aFvCZsEcthQQ/ro2aqDHsGKlCYlhm0GKM/gkx34ZIO4ZIu3dKkKpOUaXTmNFtgJI71E/CjCV13IfsjjGcnrJ9PTJAysYuEhjUAigyVjQzHNgzkiWa9XqvJaX7mBXC7OED6CENOkAeSoA9ymGVPEWoGAdOy409V+tvoIU+hmWEkKv1QIYk5LkdHKAfung9opMfNruziRPF1onChCRqCpIoKuADzAAU7PlcaMwcN47wuFPS+siHrJLa2CktJNYMQsAKdjGMCEYD8vUENqB4NMzdLi9wWuvZynopbEVmsidC//hMCzfEbp7QbCgPx+aXLTPMcwJPpl94Zk20e0KFkG4LpzfrcDXVXZK44F6TK8hHd68ygJn2ec2YQfnm2hwNd+hKlZjpZ6hjZzOINicZ0iKv8CLR18BNtu0MW0YyVeLxJvjHf5D5UIS1Rd2wLfj6w0EcNyr4N2y0wEzAAPLgGOqZS2GmEV7PezS0qqEKZMJHYC5Ow6aEEdt0kHFCn0lbW1ZQgzmYAux54J6q4ebksYLgKzyltY/hCjx7rYrVPnhlT9cm5phqv0qUkAXvAwVCYin2Hagjv8CQIDQABNDhdO14GlX5+Cytk+Xz/tRTT7WtcrAXRpZ2LCuRZisMr6CQ0/9GBpIfzePuR0cIrfSSbfJuC59YbNCecZNfr1qMOuDU8o6aMW6+jO1wGZ2eVb3Qx12f9crUM5+YsZuWJan802G18EFWCW+4vBk3acRoWrppzGjkOmkYmA2fZr9CvNd93TWC6a/HKkePQAk6AR0gwAO4OEUUvSUHbIwT+yIWO+/Uih+iYH/sfJhg4tqj6DNEQ63KQTnGePmSJDQlQgswgB6I3CrCSu/+wR4wIKF7IzPEFGqGYMk3KTDKmiEqwA7ioZ7DqlEagYjsnSGCAMVGYqDX6sFGotqp3EflM+E/Q+rchQVCoB0qFikOXliASKjLwQcggB6Qe4RAY1N64wg8Bt7/shDgYoh3ggcw4Pl0JKdU4dpQcXeo6HTNYvjqkm27TGY8pPdZ9VLJPDTkUI7JExSPfOgFQQ4oqMyS5g/RHmsrno3GA32dVvgu8tc4xjmjSnZmmazfHooi2yiyVzK9PfRx03n4qmRpMzsmxY9Tp7JhLjyWsiogGeWBJeLX+b7vTWNr7haDfcnZS8AD8lUCLMBTgJhhSOIzjqAElEAAKMBa2+EeQiAGuBUi9qEAIAACRuABgEAC7qEd4oECUsASHOII8mHyQ4AFgmDxT8Lij6EDUOArLKEPHAAd0oEcKGAELIEp+sEB2gED/CEGAOBaOwEB6OFvKd+DIcAG5gM7HuAC/9CB8vfVbyFAA2hsCKIgCCJ/8tshDe4BAWKgMiIZ1odig9tBCtZAR6k89j+gb80AHS7fBP5kEAoAEhABDxjABgAAIOgdgyTBH79/JvKFQHcM3RUP+8rx4ycRCwVyEio8KEChXTuHHhSU+zfkCD9/IcyEMHgEiUl7ARzcS/exg4h9E/nJc0DzWJp26cyQw1CB4sQBKSigE0ohxQajEo8McYkEKsUhE01WlWiUX1V+JrFqzTmRqleyWI2mnQr2LNeDYdtWxfrWq0mwaV2Crfo17VuqLelOxAq47OCs/Agntro3rsRyis9qvds259vLBxd/bRvV79q5jc1mVfyvLGW9Zf/ZDulMdmJU1KivWj67dy/hlnbbmmyJO/Vs2os1l+w7O6ze3ptrx61ddTferLGDRz0reKxEtsHH0p5uuLnXtJxz3jW79SAmePbQq7fHvn37ff/0Tfn3Lwf9c/RLl83Pv7///wAGKOCABBZo4IEIJqjgggw26OCDEEYo4YT0PUZROeuUQwWFHAp4BH0bXIDOPSkokNlc5VE2Ej8DBOBGO2mQA5RH6EhggURV7VPAPfcEkEIeNJmRhk9EjWSBBO1AoEFObJXgAQRpnDDAREHkc0WMZhyTZRqCEPAPV2tI0Y4EAkDQjk+CIJCGLun4pOUxjNjwj3c5hUhPOngeA1Q6IPT/QOUGdyDiZpY02lgaeH9N9lUFGKThgDz6ZabACGb2FCMkAtij3woj8CjAHjMFNSQFGrQIgag0SqnfEc840I4fBYTg0U80jdkLX0egdEwIVsw1KSQ9bUkOJCdYUlU/HdUqpE8fwGNUPh141OZPZgCAQiOrJUdZcLQtt5hxZ3lHFXhSydaVW0w+15VioKm4VrhkISFWYs31FR11uR12nV18Vdbausm5ptt3vsnbVbmaDfYVuAdFBp1um/kF71h5lZsiYobxBhuTXLlUsXjcpkWZVuyidVxsxuFGp8dfvcWWdoHZ9vBW4PXLFnEsA0dnxxgLbNTCsak2cHI4Llb0XfMm//aPAui5l97T6w0Anz763Gc1fV11qPXWXHft9ddghy321haWYzYNG4494RD/HNkOCDGM9E8Qqx5mcGIDiGhGNQh4AI0GGJzaDgLv6Dcpjw5AAMEJ+diAwT0fBfAAPzpCQM8FDJSm1wAnvO1nYvmISQ8ABqwxQgc/5dJrRR1BAIIDGijQjyH9KGGDmg4UYMU7mSgQhWH7buBPDBI4WoA/LPywwu+WiJjGPSH4rcEHiLRDz0qmaTbeXRIx2o4D/ZQm0dKd7o2BD1mcgEoa1WBe2qSIVKN4B6UHAAJQIQQOgQAxiCAB5BDwQAlykgUHOOoKDhmBPAAHuTT4oSgTQYlK3v+REwaQYkQIMAA08vGBPMDJACagXAX8kQJEkOMDa/CHPwZgArP1w1Vc8kA/TkcOLlEwNLfBzmu28zPJDOxdJinab4yiIngdBjfO+VkRUaOxmlUGNC47DsZE47Mjik82kMmYWjZjMO9wZTzdORjbmMMZtnnRh5vpDVeSBkW5IKZkHjOMwvCCMuBQp18WUiJociOYvwCPXpXZHlm08zIfioyHh8yJXkoCsros7DkM083N4vLIz/RGZQQLYrq6NUmCIWFp7FmP05wGnylU7R/4QWV+jKa2VrrylbCMpSxn2aCyrYMKGKKlglakqw5AI1ITqwp9PmQCA5jpCvnAVjmQEAT/AuRiWAHYwPgMcYifAEARQfBKMc0EABbQ54VmyIUO2KY5FgBgcFaYkxUQYAZugHAi/2jeiEZgoiPsxCMdQAHWPvSPCnzge1gwye8kaZjSeA98iYlCFP5xAwNUrwOQQg1K2gEJyWEtOfPKy0Gz8KXrxOB+uSBAEMrFgk60gwJrMImOIFejCrCFBSnxCQVEYAKSPKAZkEgDUQazE3q0g0QPOIJESlDAJIkAWycJQRo6wZIjtMAQIxjAQPlhAhFAYCgQnEgMLIe5bOZkohAwwD74kjd0QCIFgwjYW3ozmtqIRyx8UQzPjhibNdolkRYCGiAVqRikEUeTk3niw2JmFoTt/ys0tQEPcOZ6xikmbDqM3B6dnpNGw4hFMYJh41jKBcbEVnIsxykkF2PWmG/5Ky+bjI5dZYOw21h2keTZjbjawpajKZJfrkVt0apDxn6FBzuURUwX2bpZdRGsK5B95GxB2TSoORc9UouPfeJzNWDq8rrYza52t8td/0DFbOtAW3cH9EksvEElBumWujZTDglSwAZYiQLdRpoFKaSjA0AojTkKUD0K5GOqQ7BAK8gBgiUNwR4fIHAPPlmaqkLgHiPAxBBM4IH4SY6fByFAB8iBAH8cqyOIwAMmNJeTCiCJAv0AWb+OY1AMfC8LwO0FAvgUgwFG6h8vTIO1viibFbeFUf+OgpRR7OEHAsfgCLgpB4UfLDnKdep7+sxJMQ+xt0s8IFIEeEM7upmZF37kBNIki5NAkIZETAkJusJeYogw0H9Qxh8I2DILutIDCKDjBC0Y6BGKmYdqSC6PKADAMRBggbVgBjpS+QoUUcstQSLRXsEN491UnJ1xDe2Qik6ta0mrSErGi62MtoomM+pGwRjsLpSBo2LR5R2VOSfTmrztpBMdrt1IjIw9w84lF5k9emFyNdnjTb4Oe67bIrHXcz1MJmfbGotFNjiwSaIbPZkY5wiGW6LRyx7X2kVGc4fYwMENak0CylCOcpRTm48q1+1mqoz33fCOt7znbSCNCVVDcqP/95dKE6Y0dPhQ4sYVRe6igasKYEpU8so/LAiJAJpgCFzY0QkrQMmbpgECBYCPkyBQUWmazR4CIIcDAnoELWCAHFdIcaSOUAUBpEEK+TDJPd8gj3ZV5aAp3mzSpmLQVhwDfC3jhw8YQQ4BPIU+cdzACeQHQhxJ7NVYwXmk5AGKeHzAHpgx55gq8I99jMCECyBGaYTKj3xQwFH9SPIRftCK7+XjIP8wbzuksIbyuOQf/hCEGTow56SiFziRktcRDhpzrtQZHZdgwEinwiiUo6A8RzmBo/BxW3Pti73+ys2j8YWverm1tLYW2FQ4W0XB3s22rzn2umYD2W7FUWahpa2y/+W420EKDFeFTOJ1WMOcjAKts0SsjBAHBkguDmbUounNu4K+V+H+ZtydZ6uFiusd4MqWt62RWF6dr2hBxjWOSYyNwOHlskFeW/QY4zTkBXYd4lZf4edp7nrmb4/oUo0+p0ylfrCi7/77//8A2EplgyHlQAP+NwTY8kLHAAD+0G7/chil8QApgA5hdQOH0lH80AhWhQ5dpSOIQCImIjA60nAZZxIwtWXQMBJIgALR8gEQFGhmsFP8cgQMBwGfk2MdZmz8AGQI1Va1Bk/8wHbfk2J4cVMU+E4XNREbdzmT84DD5RXeg2L6sU33UAAhSG54Jysr0XUFcAiH4A3mAHdYYf927cBUNsYPC+UHadAB+WA2/ICDDXhvQ/YB6EABMXAQaZZeRlMC8KABAhACIJBTx3AFAYUEEqEBIEAO0eRV/MCCDlQULWE2R/AAFwAJIOADgRUvfcVHMyhHqFYdt6ZYoiE00RZGptFJqPZWETMbOANqE9N56kUbvoVHsocYGrNXl8WKzedHxwV8WXREhBGM71c0vvVGsiVHyvUw3KaDtqV8nHhq+TIcnxFputZt3McbtRUyDyN74wEebBQuo2c0pjUXI5ONWfR70MYviLZeqZY9v7h+/zAITdNc58YepXRKTFBdWROA/NiP/viPCDKAVHBL/ic3/gAAaCcegFFYFGH/CZ0TJ6uGFzYAAvSAZ1GwUlWIE/CEBF7HIxlXFUr3NiJQAvRhTCBAUxMRJj7RDoRiKT8BATZQFTtBDq1AcbR1cy7mAGtwM5p3GySxDUiCUGzBAAHgOQfxegeBD0pxARswQPY2RIPXKOAjPh0JFFpCK1YpJIJgBfyACTuSBxnXGl5WJATzDxf0KDkxlkURKVgRImnwXmwzUVuoNBuQAoywkjPiESglHj4AJXewAZRxT3hilbSyLEqibOHoWBZjMsEFXMynKK2FRp2mRcOBMJXBk1REa+JGWSPzmJIZeiw2dsHnV1ZhfeICWp3pg5mkkHd1LuSRL5T2Vs+xfXFFUCRT/4uKQludBS5w5UapOFquN22aGW63py6bmD2W5kmqJ2zjty1y5FYV0y/O6XmyKG0101fCWGzZIzH/sAJa4B70FzVTM13TpX+KBpDomZ7qyY/flSHiBYDeAwEjuUfkAhr+dFLyMEQT8ULo4AfbcAQRdw8hxgVsURoeeAgFgAn81ANkViz/YA8YMDrQwH8+QGZnkgY0kaHkoCcFdiyukhFCZBImBlDO0VlfURpCiGLi8QNqAlH8sRUSoZIy6I2ooRgHBSkSQYlLMSRDMiPpwKOEQzk7EmI4YRb3RBRp9A8LMApSQIT29KFrqZkM0AwU2ASGiBLpoGZIYAEIgA4ycg8dgP8BeGAAXQp0gfFRTOgaSGADd+kRHpEly+IRIBCTApObvOZ6mLaNwiaLmed5xWVXDDNaKPJDpqFXbhRt0JgwrlWdnCc01NYaQEMSvbYxv+hqTAR5ougz8yJITtcY2BEwmypp+YIrtWk3mtdFwqlXyTdrkCqcPjR808Zj61cX08FFmBWN1DF9nzd6TKRbsAlJmWYwuoqM0nYdG9MbzPU09fge8aFuwVBd87Ke0jqt1Lpd9oYhuBSADxAAkEAOYddDauEaEjEAdGiHu0YYZndnT9GRGdkWBjqkBTAIQyBfcCZn/BAmftaE/2B29IAB/aBCu4M877A7FqAAHyIPUoBVO4T/k+0ACvl5R3IRFnOiBDmZYjgyAEtqh3CXfUqZBlamgscmcCLqYlI4PilwDxCQAir0DiyAPCqkQvBQU/uABx8YloeRY0QhW59ECgn5Ye2wU4F3BMQgAHV4h1m4K70yiQFQDTWiCI3wJesAoegglBOBiBz4FI/Brx+QBSxrBbvTsixgBRYgYZUnMrcxW5okLr3pGqQmrL6ZjgmDjmzlmoC0HJeka9t5WzyGNNxoN5eUL7IVMxSDq3ezHMSRLq3YiYb1Wt6CjMWRMwEXenxrnYi2MuSSMYVrtnN0jLzKSMGoXu/yGMcpne8ijtqjLoJ0utsiNFm0Ld1Xi4khRK2WNPES/3x+tC8UM7jl1h7h+TT2d0qnpA6rdKLVWrzGe7xhM4AE+H+fxA8f9ZYw5ny/uq30IJ8Pt5olIAIggA7NYCIrhQhhKUxHcKAJmhYKcLLyuRH3AALRu5+uslOfZDb5tkpe5oLUcRc4d4zLkRYG9QGD+LBtGQAUSFO/OHob5w4BEILOx0jhwoPhAxY30IUZ2VGSaIhzchAYOQI40TFhglXrYBcfcglBhhdqeZS70TZIkk9eIUErURXmVC3e1BItNsKu0ZccODlpwYI/WwFmgwSGKL8owhpcMVeDm0aiBR01k4mAFBm4K0V1YWhkwR2YRFpphKofgzC0SKo/mBmuaDODpf9ZdEJY4WEVJ+Ob06hexrd73IhR22h8krFi11YXMmOnlolJs9hZDrPFx7h+jbZp40ZFPsRD4hey6FJ6pEp6g7qn1QZbf2SslJQXtJuMwrc0orSs9vgPpkQf+chuYcFPyPvJoBzKtQQVGaIO68CPjYdViGkZbugkiEAPBwcW+vFJIYIOl5gjnXIPeMAFJyqkHqmRLZGuC+A4OlUB5eE23XQdjSBfJZBNkloOYbJ1tdo9UpkPXyJrSWaIO/gBjmLNXOFgsGwJXiGJB1HLh5kZdSsZYnFQa3DBzktmsRwpZfMlHqjLBCow91STLvMPASByKeahOtZ3y5QZ+WBAEqAEJqj/VGomDxfhgo8xJ1qHUFwxkfQQTWShBBKwgH03cPyQIf8CnLhaouZCmVE8qX97lNLbqGbhMnZVWZh3fkMDRtUXF9uyHBZytgRFtwqHNYf6G5iHbag1RkRDWYzEHYxafdomm9goF6H6xmx7XI8Eba74at2oHKDn06bViT6WMF1RxQxsc0xyp/iyuHWaeWNdeYCMjsoGRqkoMzvkWfB0HubWu9DFBfFxSuW5Smchynzd1379HxoDXhrCnjFAAULxAVowr9wjvxfyD+aUDhp7IbjRD9GSg74MvjghFW4WcYiAoAa7KCfXAQKQOCAEHjqKDiWiH0jHFfphEehAlnUKofRg/4cIyDZ1nBVuZnInRXn8NwRAcE4O0L7o/ELpgAC9kk1HTGtQGJRYsCpwdgz+hVxo8T5DqsHA0Q8JmxGA9Q8nQA9S8LA64SqHEGHkVBryRCKDEEEhsCsN+IYGhAH2QBbbNIRMogFEF8vavAECjNoi4TNlsxhz8sjFWaroIlfnUsCDJHDXJmw4/S+0imgvo1hVXYzN0ZuziEWLerqoVRryDFef2C6L/EYj/W3Ct46eSBufC5rgEliyq4OMmx0f81v1kmpDfFxJgxx2k1klDo2b9ra9Gq6cuFafWtbagTPF52tulSJABH70aXeml8cFc+OfJI+WTEqYfErqpn+V8ddc3v/loAwY4PWe2tqFQvIGGmDX8o0CH2AAJnK+kMOGJbAiuRJn9/BOSDAIO9KuwsSReV6+ezFlEPAGiHBNpkEfFnEMGKeRbeEPjJMVaskORASSIhJWEXE0vqUf5ixWXeGVkLCAWNAIuIF3cRZWNZWMojiyafAGzY0bI6hjKHAQ5SBU/6ABF9ArDEWzuqygh3GkPFwWI3EB5EB3euFlLzeSknq+1dNN8tJeWtjeihAtPYgQGuAq6eAAb4cjyMJhFjBwJuFlIBASiqUEAXBkuXEogfyJgjUyZk1sgOGo7rzEsKlJWVTjQc2a28c9s0lHaOEcjmTvzxl7luFESsOaSW0dJT3/Rwgvxhb+RPieabHZi+BHMLXaaa9rRE59XNpJjJuZMpXHeT3NV58J5ZQa8CADauiIfRE71jWqjnwqXNJGa8+mFzfdM5BHyc918/U3NflXXTTj5T7/89IqkLkUgIaI7FoyIgBwApfwAR1AZYn+Jd6TDtDjASgAOBBgBncmzomBCbm8y/wrpDWr6GwTaGkACegQy+kyCCOQB2lAD1eQAv2AAqdDgX4iL9muz4eBFdvEDCCQAjEA96uSi3pvTHzv94A/BEAmFBLgAYrgP2ZyZwMgN7alRCWWk+0sMPf5UyFgACwQAyfQEQBAQVz4y76GBP1GFB8sFv9wATQ8BF52D9Vw/w+dIEMFAACQYFQ1pd5Z2t4DQLRvEwDy4D8oayY9OBIy</text:p>
      <text:p text:style-name="Standard">JhQIIAIGUADxfb5URg4dAPczJAhucJhMRGmQ4WNJnf13hMWlNZnnsqfSh+K35asGn32b+5xJnNSZm/LS8f18EeAljTBJNkU0Df7pLKv1uXqCCxybChBDkPAbeITfEH4G+ZU7yI9gQocDGxpk6BChQ4IGjyBkqHDiQowHkXg0eNEhw5ERNYI8MhClw40JR5rcOPBiwZFIhhgsaLJixoE6EwqU2TAjRpdGLT5cKhEmSIQUEUoM2hJjRYklkfJkuZTfPwX2xI4lOxae2H3/puj7949J23Nt/xmVW9fuXbx59f/u5dvX71/AgQUPJlzY8GHEiRUvZtyW4eN15WhQaVz579d/JWJ0QNcuTbtjn9ulawfCgwmD/+wJQEc63evR1QIMqLqvwD1EBfYx5Wf73r0Rg3J+HSCAXukYjQSm/jdEQYpD7cwckx5aV4d+QRz2c9BOQgWuIZVIGB0ahAaQVEPyG1/eDLce/waurkY69LHpiC5s+FlQ5FORyqngg3akkAequSyQgBwzPoPNDHI+qGAgBQpA5JAR9nGKH+7IaeWHKKbiZ4ML6HGgn4e4awcBASBoZ7TX0qDAgN0w8ieEdASxoqAbRaOuHQpOIM+BNYjixwQPIHCwHQy0KOeIB/rgo0H/2EYz4w0UmuLooZgw0uiinULiSSH/nJppq5OQYsqqiaqCqKulyORoKqusimq4lNQkKaijhPLPpKhCIqq/ooYiaKqbDl0I0T4b8q9Qhe5U86CWuMoKokF563NLqyTaEiSGRMSIUT5BhUmolyr1KiWbvIqUTTM7fSpPk7jk0lPePHoUJF5TSjTUlCr17zFFC1Xpo4t+ApapcmiyKKmBwDprWnuoPWusAdLSJ4e22Ponrracsmxccss191x001V3XXKJLaecdagoh11yHZprn3wkcPHFdiAAwIANQhrIhH4w2FfGE6woYaR/jvhnnxF+KwATheaFGJF78LjBKIdFAIEc/wQsyFPcElj44JDP0oBAEA8UmAshFTEAUdKOLPgAkRexCzVNU/+xGWVysGt4LhNQ0Fc0EARQuIRjReTJaSQqwADIfl6S7whMNMjlnhfpAeGDfpheaB88JMbkn51VbEWJYf+5II0TG+pHijQwsMBoruNJemaZjvAHgHYAeCcifga4A4TPEMGAhUxaOeYKLI5Q7iAuPHDgOAgCsOShIGyG4Lh2EAlBhAeYXa9LnER9KSeTWA1UUl+Zfd3OMWcVlVRbeX3zqocu4qpZQ4cLVKnwcOp9OI8kHWpDkt5kXkzbbxXRKVXZtHVLnS5dvnmmAv1Jd99NzXMlrY4ivFYjf6L5If8/T9VKIY0uTf/NRGMK1s+VXEKfcFV5znVDmmRlOSrhk52KlT/e4c9LQwBLWRxILXtoawpwoWBb+kYvDGZQgxvkYAc9aBh3vWsdNPjgYd4VEvkw8C5IkMtS0PaVmMwvTQyxIPC8tCqHzQUjITqKwwhHELQVb1QyCZH2EtKwJ7WQZ7VKDUHmZUEYlgMJ88JMRHCVuzz95AhPYqGXWPjEEyIEij8JF4DO1xYyXaU5IZEHBchhNxHN5R9R4KHAgEKmLn7PI+kxn3pAEgXdHWGLKVHWota0Id0pBSoAgtasntK6QPKGKOHDCvn+Qyar7IyRBiTcFR+Ckk6971JaVNRLlpf/QKCUEiIvYaWtYtcVTiZrIkTZY1GEQkBaQoRPWwJTI2vFx+ypxGnuy4oASwW/8LXkJrKaJPt0+R9QOiqNhaKlT+4oojmlqSStAh6rYGKkYjkvfLb0nlfUJxFpVUudECRLtv6hD2+BC1w6PEgJ7XlPfOZTn/tcYaXgVQ558RMwX+HlQtCGNmW9q2G8480JK0JPKKZJhWJiYbj+EQTtNGUjLwxiXfgRBIS0jp4omYpHxZanVAKvLkOYnEINClEdrrEr+uPfhtAI0S3JcWhDlItCXqYUtAWrd5OTW3cwUAEo/tSCytxdRMZorKUwjSJKedJCKqIdVsnnKpqs6VLUxxKU/6ZngI9UVCj/1ElMZbF7zmPf046yzJk8Spbkw0mkbijNZxmFq1lpjlO0CKj13PJVRsmlH+n0yYbyxibDcZ5ddXnYPRqPe3H9yFP0mKk2pRUibpWIKe9qqDeJMrQLVCzq7CdERTJyPSKBH0ODx7uKsfZUuTpfV4vCk39g4loPXCda1BLPCs7loQIlbnGNe1zk+kVYIpxMcvHSpdX+MJHHWu2GnJKo6VYFkW6lLiL9513/zRa0PSlrYE9nvtn2B5NxsmYvrXcoH1YXvfLVlHnDpFU2UoBJFfhKdIVIrGGCSbq9Oi8Ar2tZjT6KmycRVX+XM04Gt3UrAdSme384VQkP7/+Zy5zUYtkKzu4ZjyjerIj13MRdY3Wzb6Bq3fR45lYEvm+BKFUVKQtL4GdKc2S/k60jUTXEY4qqVWbqY3iYSlLT8Ymx//HwsELyPT0ScoaIjS04WxlhJ/PPvAjOZQ+LyeF/PKAKA7CWA8XiTni2hVvfamFJnftmOMdZzvTKSUveFdA5/7Ai0WRqQzSJKk6xREQVca9Qvdpg8K3yU5/SU2cZXT9HzVYndToIkqc8xJ2NzJma6sgN+9Ow4XRalXU2lEdsmGl7iVdtIEph//yTvAqrR1UNplkz2bRNaubukhqGrVDSqF1dmXq8fcaKse6n19cqs4DUHWuXQunFnUxavK3/NWOJfd07Xd76lsamaGsxrKldWup4AtsfVAwL21yyCUwk+SVjVxIRyBqrek7WCq1kAmFVyY/dr37UrY1Uk6tgk3cCluZh/ypdb7JXu2FqVquKIqk7+a5Vud2tWXp7LW156y1sfuqcPf5xkIdcMO6KTHPnfFbtUW9Dol4Po9CbyZYv9r32s4is1vO9QBP8eBg+5lpP5azsAhx6GQkUpYdAKEt3RKaEDWvylNxnteK2mfyQhwPqxraFdtZRpNKV+0q7PYfbMdp9xCtiCwXs59nqS3nVig39uEQ0nZPZriQrSuWqXbJ+z69eTKnLhznkl2/7qzuDMvuSFZUB0nyzt4XT/7K+t9kBElqSxlud6hbJ5B5uSlEHFm/Zu0xOXOH6k3+Ha1Ny/O3GGkXKZWqqimNyWTx9045P3gqR7UimMA+gt2Y+c8bbMkGOzwWdIid+8Y0/5xDG64lyxnW9KaW7P98Red11NlAgTExbkRJ4kidWXpE3vlwF6qzdT1OpGq54YWEbrYeNMFXpwrPCO/4p5aPfhBeapn7o96hfOevuRE1Tn4uJ8LghKYufTVolbYq0FXOVEYsfF7se64otDKOTbfuU/Pm7zIqU2HETihKyaHu3MyGsRvuuojsflSOg0SK6IaqlSxklJsOuwtojYikVbMuypgot41G9lUA88BolCmQ6tv+ypVtzpOxrqgF0rBJTQVzBE+c7QsW6vAFjKurJMVJbwBAstQKUrYcpizKDoLRYiwpSB7kIE8w4PjM8QzTEp+V6F5OTM7rrNFw5NUzxCkgrll3iu6Tgqscqv/pBpO4TNgV8Pf4ZNHLjFQGsFdabJVORMbO7rQgEtVnps2EyvFtpq5G5ms6qOu8AD9O7sh5ylh+8wxkUlP+hE0QTlbXDsiF0OdCaJlPxChGksURCspTLLBQ8FmGztAUcFcBjldoBxOcTwhK0Nuh6OkJMj3mrwUnxNolDNhv6iP5BIOszpGVxLE3LQRaDpSksPwM8kxIDlKToG1prJEH0xR8yOABBPLr/Ez1O+RUE1CQDNJJHs0OaszmlALF0qjjeQzNvAa6OS0OADEiBVBeSA6h18Lhi67oBZAo3kawzuTZR64hXWxVD2raws6vHIDgAzD4hEz1hiy20uqOm4aOY44ouaTBf8ZWfuqVm3MPquxSnOyLZ44cs6A4JWTbSMiSGREboMcAVVKCpS71u6sbRuyvzQyWxQj3sMSs0WTCl2LHN+jJoOx9Nakk/g74DZMgBwp5IUo9bssiSoD/aAzLfuROpsCVnIpT3IjBwXBN1BLc9hErUybUQM70rXBP6mr7/4LDPO0Vs276Wk7Bl+xMb5LDa6qqwk0iNkii+U7RUQkCHCQux6MLd/+OCd1ozeeqphhhIzuxMz0SM5GvDOKu7k8zCsKQucHNFcLqJ6Xk3QxSqUKuvStJB7Bq4Q/qPS4qTXaRHT9PJSkyls1St+6udvbO9VNm8fwMiPgInBFoWTguva/KwewskqjBAzwI6ltwdPAkTMpxFinwW66G2FWvJPZvDZZHK6VyxCMRKnMPKr+TO2dukW+oIWeq82awzlgyr1RkiQWHEMzEg7iuKJJTCC4OTKaQVrTtJtSsTEGRMKawURuOu9SK7seq+x6s9SjstPcFN65nNRcqk+qlPvCyk2vumvSs/F1IAfeQ9e3AnMPwHzJQLcflMGq1RG72LEAKo5YuzEXumx//Dpuo0xe3BRfkJRwNFRdvbIwfES10LluV4HjaxtrhUvx9rTp8ztETqMz7SCOEzsW/7QEgpliScOC1KSeXskk6bQCwkQ0hKzzGZyPr6FCaEP13rOiPdyswbq4eTOYdzNwV8u9eyz/6cKYaSpZVzFvXqimXRSOebNh2cO2NTt6hErIQMitpMPUSaHgobwEmaKk9Rq06itD5NI+V5L8m7Loc7ziJLPVgUlv5RvU1rx9tkLTm1SvfhsP/8tzgUEysLONmLlrCgzDKLoHfSuODKqRtNVmXlzIIUTTib1NZ50CKcvVgxpzpdwrmSOB6syGTKzaQQt0e6Tteaz0mltlYpHwz/dLixsyY/KylM409a+zkzGhM60SFwMrTaVNdSsb1vPSDOwx9egspfFS8gzbx6U0hnwqRrSzT06lHznNTxEy/K+tQ5bJQ2ga6XUB54I8AoXUbWOaVOayatu1WJrbnAIlUcBLgrrIkMdVSb0DZsqx1JMkIG1RLwqaslRMBsw0MBq8dxszTWXMVJNT0jAy/4kcr17DB57VDcZEzrspUGYtGycNE1i9GIKsNlzVqtLb46u7PI8DgtdVJHXatOK1tY3RmYuzZQdSZbJbDBfJ2YNbcZS79s0k53VFvTAauHJVESJRxIxEiRNKvS00XcSkK3i7Qlhbn8mSoBRAry1LXHUy/c/6nYXySv9vFRSAuwSaHTjV0JVd1LH3Xcih1aaOIYkozVDa1QyPXVtQQ3oGPaXym6+QGe1xO/6Qo25rHUSrTdIUTZt+IjFWvaaMo2ufKqDXtD093Ph1s8HFQtmPNXUU02ZHTY6tsmhTXLcGJM4oWeguKKfLy43SNWfQA+cBHDcFGmrU1f9UVIUCk5ysgzIs3bI/tTAdu7yDJdLAJJheUdUjpN1tMeyZO086Io9KLP2aO/C/28EHS0F+svWSGl86mlPbImvkI0gU1V83olF7OhIcysAPW63LGTO3SVxOKkBDyso1SmmTs2dTU7kPQJSIo9EN7f8Ek8XgnZRMymh1TIKv+9PCaMOOqy0xwLSS27SpkzXsEyn9Y8NAkzOvOBrup7RpJkzd8M4XA6xvnLWSVzz/rznwDmEqcROAh0JiN9JUntm6/s4KOTsGljIMmUWnVyUWMNPi9ZXzu+4+NKPio4yDwjNIeDFSZaPEs5zb0cnyOmVfXTU0lETrf8k2c7Rs9lsvTbQ7U0U1LbkoZ7poeEvMDiCJkaHtdzx4w1x9liIHkltPXaFcCcywxlVxE+TL8SOIE13JSa1T6MydYanl1Z4688QHtzE1paud35kl6crzndWPoppuCppV8tHzk5FlLyI1gROtO6yqO9QLfcyRAu0sUDMRVENgVLstP1TUlpLXr/k+RL00Chs0BO3jqb/VhemR+fzZ2QBZBUXKQc1NjPWpSeK71T+l7KJAvfU4vg8l48PmiEvqccddY3u8pCTdktNqItNmdX1Ls3KTxXbmDPYh5UNEHTVVB/jZM01k5SbGM7Ug+0TbXy3DaVdayPKBOXE75hXjbYmUtI88rv4hjYXNJILDjbMyMmNskavLGGfC0IJrxHvWFYrVxeJNBfVL15/OZXzjVNAyUaNJ4LNtGltVxUmlAhVT/F7IowYcdD+V9iiizrCdHTI61ErWq6C0QFJGKGwmqoaV6QrLshJjINVJMfrk7iacGzXrieVCBbtJc35j1q4ccKmidDSmjHfmwN/+pa5dvRZ6U90VsyuAW4NbakcESUqWLnvcs0E9MdzguV9FPmK2wkWUs4tJzrbJrkMiWceg62T9KhL+65Xnne5kPAueAxbQ0/Jh2ZzDYdEW1k2kta2VPh7GHZA17YMcUUTErOJVatU2UiTYu0saNtM4m3Zi7Rt34ve/vr7tRQZBGg1UJSvotW22M/00MrZY5m0tUxYZMyhnS+4I3nQSTLZxI3Yj5N8mM5EX02ngSm1MtuM7U2DVO8YjMlgHsvgvPUpn3TvwQi3QLfFRXfOWZsp4JsDu9wc0k+gPK4Sx5RZLPEzpukPp0vPWkmG8KukghQaT3vHLOmCdbZbkum2HHFc//FpfDKlAUuiYa5ZYitrA1DbYz4qbmMMqHb0s79TSiuTl/T1eRhKnHDyc3lM0iKbSGybrXDnT256EQ72P3mQEpJYsGGaXZjPF/75Y4FSxDrUSN3F0fS7ClrRsZFLKGiXenlGdexiOPsJYrE3sMKIDT9XclCExUEV7akQ1WS19dqMZMt4JxUZUcKXrtqHhBTbm0CIASbQiP7CjHTPd5K7C/0FvIdQ4jwcFVf9cVYQ8l4XzfMq9Z20JkeWwQkwzobq22UbU0+cdVa42h62RykqWLLpmccYSPht7lM7Yq5PmzsL7LbvPGSdgrLLK3ya+OVrr+aSNYTugHVaTX5QYItNV7/l1JY/VZAt9Y3PWManLUFDszYI5SKnVwjQ0ShbqS1Kh72pjT15N/5C1P+vJ6evjmbzZ1EieFkLnR2Zatlqx64S0SLJsDZ8u1wCj3fVFiYhaqEFCbxyjQYxqKnhEXWW50lh9AN/Uuu5BgU30OKA1/eG+jMtCCXYHWar/mRa1+DBFtlxsL7BbSZbKWnncsIe+Cm+s+y0jobTOr9DnnX/KHxEXcIvSIsLV4URdsFuxrdvL40fc0hxJWF6tCO1Nhjx8t0f2UFSlCyYloCa/EVHHSSNsRMmUTjFS2l9RULzUmTb5+WhVm0726Jo7mzCra2PJ0rokXsnk2VfULAbGDh9rIK/7vFK71eQ5LGcUPct0ZwKjdvM48fA9RSYKklLR8rSEpl7eT8Dhtr1sEwOCSeWjGlE+uxx1N9Jg2n3Bv13hoAy9yWbgmuN7F53//9vAhNWB9NbbsdVZqmLYbbIWVSvYOuuD/5zvN8keRKFL7APOxmK1/Ljh03zgrPsisUe4WW37nXtaKeXHoM/Dqlf5/Cw207dIYqYIS1LT6ljm7M/TRJ3Q0PCP5VRmtIlgWIIfzK8eN3hJ/Aggj5ISk4pCFDhQUPMqRosCHEgQ4NMhTY8GFEhQ2PIEl4kCJIkhoLNiR4keQQlwJdQqRIkSBFJAdLRjypcYhFiAl1ZhRoM6PLnh8vcv90uXOhRJEdDRod2ZMl1YoLeUa1CnJiyKcOrUoNOZXgzI0QW2r1OJQjT5pjOfrMWFZlxKp4iYIFChdhUYUECS5V+FSnUY3/BsGz17ixvciSJ+/7N0Xfv3/nMm/ODJhf5tCiR5Mubfo06tSqV7Nu7fo17NiyZ9Oubfs27tyDB5YrR2Vd7uCuF6I1DNHpWJsL6yqVWK7q57SCr3okeRAkYaNfVyYsuzHn0+4Kh3qkixFvWp54j5icupLpV5Xxkfy7KtJi0+XVmWbkCtr6fHkVlF1UKumE1V81PaRSUmjxdRJ0Vh3I3kcH/mTeRDUN+F1EhGmUEV44YSWeguc9yNRBOC3/eB5L7BkG0n4WpgiWdRd1h9FKeDkkolk3MsVReWxthZJhEXHFIoUAjseXhV9Jx1FP5YWkF1E1JoZji1m6KJRWGu12XU0swkiVhPv5JKJdn/nUHYMZEgnfXwZut+CCW2n343JLfuhefnxBddNAbuVk1j8PDKCFZI85tmhjA1SmD2b/MMFZaFYJdymmmWq6KaedevopqJVaV846pKoTKqZJVRRmhmYFamRYb9WIoIx6QqnhfeNJNaOaiL10IFsJVUfUflly5SJxRSrYoXHTSacjXAL9A+yryXG5koV5PudmfWxqSNh1G/o51EkagilRQsVJVGGUWZqVlH9YOtllnf51/wddq4K2OCGIURE4ZY8DvrUtWfLBKq6dRUKIoHX9aQdsuRmaKWyPI+GI7KzbrTtrghGHG9euCNUY2EbYLrzllmF1me1brWb1l1lIsTRmWw0n+Ku3eqpq8JsvIdilWBbzl9iLrfY7JJa5alXuEf9gouhkUUtW2WWZ5UBpZk+hujXXXXv9Ndhhz7Zbb+vQQIXYtAncrMhLNcwmkCZDldLLTNZ1J7j+ucTjkYMGTNaG79HFLH5yvbftRNvttN5S/blJFn15bqgqdtOdZZaO9R1MYdHZEinivezmx92+LqoUlEX4+uyz6W7O9fPpfiJW2HvZuuchwX9mZdXeSrt7YHsuIv8uHsI48uttuiFz1Z3h4K6OXPK6MrVbyXwRfWTgicOs5XHucpf0U0fdilL3TyKO5IEqkh5ny62mDNWFOba4nYfpq8X0vq7DD+js7oIJU5f0Y7viFGYxkFEUAhflqH/o42qSwtq0OJK2CVKwgha8IAZJQzbf9CaDrHGOgFQloOmwqHv5k48J34I9u5iEdi2BW1tsRC8/rQcky/qMTLIHLx2NS3tQmlG4EnaQCDILKtTzm+R216p/iOhcZIoZAC1kvNMZzWW9w4pd0MS5pQzPYViB10qayKVvKWs9oJkZ4+AHJf6sTI0NktKrjOcqrVCvL2u8EcZytZMWCg5Z68JKTor/1b+kBJEmRMKItyxiMxylJWV+WdnHwPKvqbDrfToypKxe56PppHFpPGlcnPoTSXXhyY9GCmTJtqKWD0nJjB1qT+AgthbOkatD/1AAZKSmS6pFyoGd6VZDPCjMYRKzmMZkTZXKVo5fHlM0dcoKeCY0uaJVhGIiZF7J0KKcM8UIUEFkJVzCZzmHAFBHKQpS3IQEv6QUC1unlNc7b8WQ+iipOS3b1sj2FC2D1AeRV8FVDkMizSDSMDp/fBXT3CIRn8jzJbUcyz+IV5iY9KUwBfuMeprVQhTaBJuAGp4exbOmXyHRQVphF98IZ1A8eWlYSRLZZ8LpqmhKSTpmQhhx7jU4/2q1cUuZ1FHyvAk7DbGplasKpV5kxRWawLJMFjlf9vI3k/JoUyR8dB6yCLkhABJOhZhT4zcXVyTQPI1RZoXaAiGFtV9apJlufStc47q1DZaqHHLVnOi88jp0zVKpO1rVU1XGFn9GFVtUVRZUZJksEYrLR35T5IqQRbdqbohoegGLVKRJxN/9sFohW44LIwoluRzmYz4hn5q+E5/KLmxEP6vfUYXmO+ftyy+0LahGtgjD8+Qsm1gMHBzzB0ZmXexavkIcc4gmIIZqjIbLi8q7GKaxc+n1cZYLn15FuRY1SoenMq0Yrz6pR7dVzkMIwyMgBWrHGLYKTePjZJQ8F8CgyP9QLMrZ7j6vFTeBnky8u7EhtD4prQdUYQC6nAxkHhWpzpwqMy+8K4QjLOEJq2aDy7SrXJWYzy45iIo7TC9mXwkWXOUpW+oiWmAl1LMhhEYqg6GY/BAaLLugj7KCPakq6ZROaZEpXMgibEtnFt0a4VWRQ8okI1mVP5lJ6GBSFB9M/ZiYRjILvYltliLhiVncpfNwzYHmGIGEnKJxDKb/fNkf3dZVWNGvj0v9Ym69bM7+3a2IxmmZZJcmOALaTHoRysq23LtlaCo0adLTam71NZIrlWdQ0CpPLTV2p9o6DpH29aRB+aU77DaHvvZJnX2CfBSnJTCBkknrFNba4oRQuNX/rn71W72EhFKV6q4m1JXhnjVCQyKtOiRSYr1cjLR4Fodzgevdi9F80kEhboQWuy81vVLdLGcWP/ShMX/XWSCZDpfFP3lhAKW43zn7OICNhuY4kYtfvpg3tUHt5hOFrJ70bG5uuKoTdIy9O/D</text:p>
      <text:p text:style-name="Standard">Ie4v3+wo+ozfYhbEIi2eKanrgZjuFzu28mdXd/LIow4v9TMd4otKPMpomlZn04QrDmbmFtFrtFZxatSTYwbVtQ3e1B5/yfB+fqHg7I10Jpku9LDpXC+6NQaRQBj6wWe3By8wsuFIXgTXSk670CTbsCOU4G4bjmkh1AsVP7hGLthMbzXPxio4wrlXPMIc94tGKin3d/9h3Iw6k7V66ewOPs0pF20TS1bF+k/W1Yo6G9mQdduKqXDsVpRSsVPoqt7T7la4cFxLDoVvcCqtK3w3UUMIbiN8cXqj8mvxb722Rob5CYrSAWsXKAs55XHqK+rgsTopWjzn/e3h4W//DNxebZvVFvJZDFOdWmkhl8xUaNv8WRvOgvrCfdLQM8URYM17aPtutpfB+VLg+spgxZ11U1NIaqVRrJjR4WTr4wy9+Tm3wNw2Oaw+hpLHnUcd+xx4r/CQunivmpZKabraI/qvpHFs78DJr9lyYXduQk59Vj19AmuZQUvSA0KQdxhqxRLdI3n8dFY24Fobs0Y1ZSA5Vieapy//iPJfNzEhiYAy9aQi/SF50Xde5UQ9ZoFehWcsqxQmKoNnKydMKARrNPNt7tJa4EdKiBY6nrVG8gFDtrFLx1ZnhwYk6GYw+2ZmckFlKEJV32JfCwc8zQQ5kfUgWukpv1YlyREjNwcRphYV4RZGjjWAbpYlJkRJFBZMCAJ2pKZjVQBBEjZ8d3iEewgbZ1BVwyBVqmaFD6deQSMUmRYeJQEjh1dGz8VF4HF5AlQx6dFZe7Mx8EM9t/YVfDZxsGc6M/MOs4AoHXpnJQF6c9ZMPQdwT8VZsKU2TsMz9+IsRwV4tpQmIyBF+lQukLdcIktHrcJW0yMUVFUvE6Mk5TdSiHeL/TmkPEMUblknPUQHYVvEdnLEZ7mUVoBnhNUofefielREULErS+JAYVEkfluCTmCxeN0nRnVBL7ozYXsgQuATfKdWglRGiFN7ZiK0jrGAg0xRG/6XJLZXagWlfZnDfL1lIHiakQi5kaNCVOkQdXLEF1v1Me2Ue3FWVUwAORbLQ7o1TqIlVk3FZchCX5+nbDvYQ5CQG6KgfYhnZvySgptlL2tmY4j2EJ2Zcm4jOfq1R9AlS6oQiTU2jSVxPAr5e1enKyTzRbtGXP/mizJSFS4hWlgjS1cXZxpnRxhFWd60LNpkXCnWkfYQOVGIevUmP4wkNKoWJsNxaIzrUb2lTSTCO/49Yk0+S4y7ex0NdU+INCsmk17yQjpHtXLGZiw52hHvtEVuIkAlehWRpXonVn3IE2i3pkkAKnWU4UNF5RkUwJGd2ZvglU9mgjR9m0pesCGYNi05517lxoG1ZV+LFkpVQIL2w5AfmyloGkBYC10agySPFzDQSyP/YHj8liU7F3nQ02wn+yGY94gx6yCJBC2b1jUbaFfBE431slygFSOIwCTpp12wiBxKFydYpYfxgYSz2TY+xyrF8XvJQy+vhJnQoV3FF00nioo0ATvTVTuuoUrNhXYM4ywyKkpl1BZp9nnd5xw2NUHmCh0sdlTghopfADEiq0uAdlPJNBeoQojjdUf+VxBFzOGh8XZrZBZfPmZouLVDVdJ+KeiKreaaLviiF7WE5qEMfxhXLveZ2uptrghZY/lpMtU0nvUyxpMWwnBLAfCIQ4tCLgJLgYE/+4dxYJc3/zRONxQ4nFZ7LjFBV1AdIRWjLtE8h7UlGqQuQad1c9Kb6cJVsoeADMtSsmFZ8AUa57RDF6A0IlVYsEuGPcg7GgJJdvAndsGNNwZmPnR6u2cq2gRur1NPbgdAxZqlXhQ+RvlON4OnB0NGFiCFGhaOVKdcrupZ43VFepBEajtLSxAeKqWKixQqsMJZELaCk7sryHQ1akJrUVKYcqugvtQiM9qqvwhVddZBcsdNgYQj/ieHXkgpOq0ZjI8FRDWEJ5JRSkZCLtwUGDxUVn4AjYFlnc2kdyHiMsjbNDMrK18kmo2bOLPbfvu3OkBIgS6VphzpeabWMNKmfmhGIh+RgajkmCe0mvUKZN06ZffDIM7HpmlrFjNgfJp7iyDBleNCcfpJRG6IZBsYfT16OD8Xql7wMzA1OncZf63CVtzZUeODHJ0pe/yzJfrqTezpHzsjRDxmV8WBrmCUsjSQP61UJzsbbYZUb3bmHG0YG1Axkrk7KitLEryat0gqThZ0DRMaanEZpnlQe64DMHRUbIdoZwi4PYZ5hcwgYbp4gl2hRvxQrh6hRwVSnso6RTpmU5gAi/566Ii15T62O2D7JheMhB44YUlHQIo76CsIung+9EFnka4iZXRBFIu0VCeN1HVFJZCxVEcPto8ToKTUK4MBm2z9dh+V5XmVVLuZ0J5TxZlWu4g9u3FeAD5MILooA7gg17F7+SJAEGLZeRR05ocAW33VWoF/4U5OhYRPKTdnGlHmC2FCFWOqilm8NES4h2PUlGANxn0G2mIssrfVeb9okE609rVshbly8xcdu48182OeFWBFel5Z+mx0BSjhdYZ5GUr92lJg2aJDMIkmpEvsqTET5rcbtJsM438eY4j7R5vywzX4SkheWxP6NFCaqpcGBhma64p6QKX0mqaiClKARqf/kDQr0EabrrMm9/lvdyCD8uozrGlvh7S1LNmnE9EtJWdX7/SCNzFKQzWCb/Am+lAnmySYXxcxlfc6zzOcc8Ugcwcq1PBPO0jC/qYfvfo5Hnov54C+GqpRzUeBXIl4kGhD2AZ09oGhmHiQEYq8Yj3GoWBiN3tX2wKLuipXDhQu8zG6FuHGPSZVsjp46bZyN/ee3pOaeSuKaQVLJtJMs2ZC3zYj6ABLv2Zcq1sS0VOwEQ6zDYedt3sWIPOHFNNr8NVQrWmmXcZ1uFuszXarVIq/szmbj8BHENpkJGY40iSXvTNVOKrJtHtKIXsiYQuxL6VqBAFwugtr/0kx7InIqPfL/+v4vck6j8jCa9kDVFY7hSwHLfsjjZLkM+zZzupybl1kOKjuSv0Ji2mKeivlcojzv1DBQpETK+aUFGa8zO2dKsHLv2AxIfXzKspDNZ1kd64UT2x0LS6rm8xlHYDlnngjLOXlp9lAME55IRm7qzhnvlJmQWMEYQxkuIFXn8fjvMBuI5iwgx6okUtqP+CxjiIhUNN6ayH1HK7ZkTG1wTHkhRm9rQY8WRgHVk22t5aFhywbs6Kiw3qrRW86cNLLdOEELB6O0hVZeXApoGvas6EwoOLYnx2TVYVn0RqHZxlLl6GVqeoEt5+EYywiN1UbRz4jbEr9XFCMF77Gw8BGHuD6U/63mEmV2cdFC0Pe1s13fNW2A5jqcMW44HQQzEUngdUMORGL+NQf2BhLAMwaRTaokExO587UNRmJ7H2gm9rWNyl/79WAMRmmUg9MFNjI1TGd7SWlEqGCfNmpr0D+UAGCVhxYL7fVRRvSqmmayR2rfNm5nRrCK5m20xAPYwwPAGMUId1QMQRQEAXShyzALBHNvRHMz93Erd8NNtzMWoHSn0nBTd3JX93V393TDGEIct3iA9xAg93Zbd3FzN3hDF9k1t3Svd3ib93m3t3Nb93MXt3mTN3rvd8PRt0+nN3sHcoBb4TDbN3oTt36/dxQQ939T93ifd38vBIM3uIG7N3YLuP9Pw/dyFziG65Ryk1133zeBh/d3J7eIm/iFc/eGc1d0GzdyI7iEx3iHF3iCk/iDN4ICDIACJPcQGcoWR42ieDHR0WHP5baRC7ZD1uhtsNg/2EM/PDmUR7mUT3k/yIOUW3mVPzmWT/mWU7mXVzkKfLmYX/mYl/mYYzmaPwOZazmXT3mYm3mbn/mbo/mXy4Oae3mXR7k8zDmV5zmbi3me0/mf6zmcnzmUv3mhQ7mfw/miZ7mjr7mhJ3qjJzqjU7qjT3qfD7qlx/kzIHqZY7qlg/qfi7qix7mmbzqgf3qpp/qqdzmpozqlvzqe90MFsDa92eQbwraJlrNaWQYd7sSRB7v/XVtYrWHKBihCFshDPiw7sze7sz/7s2cBFqwBtEc7FsQAtVe7tm87t3e7t3e7tGf7tof7t5f7spO7uY87FqT7t6M7s7u7tYs7u8/7uU87PtB7vcs7vu87v/e7v3M7vP+7wFd7wA+8uut7uYd7D8hDwRu8tzf8u097s0O8wye8xM87CwwAa6PL95UVXDtvo+RqZ+wqTwi7yZOxjPJ1hDHVEaAwdGXLU7qn0PROTtZm3mghtBqLCKYMu7WUNdbIcPXO2w2elPCtsOEEWsalTPV8zx/nUWnTYTF5RESQfKAMBzZdYfOUTjTyyzeWKbkdMdsPUKgQaOPV/SqWPV/9g7id/80IPeo18trDjAoPn3rhGM53Fid3z7b4VdsD1uoqHiu3bhNiZ9nFJRyb7iNf/fCV46qMfbYxve6N/UekjOnB2YlMaN4Yp9o7/vsFyo+5yFTX/LKFPdatMuL/xPu4vUyrxGNrjlfSh4/r+o/zOvcZ7a4e3cnnvvV6iTLxdnAUhGZCuPAPP/EXv/Ef/3Y/OPIvf4ODOPM/P4pDv/RPP/VXP4Q7v/Vnv/ZvP/d3v/dz+PV//3yL//JjP/mff/QPeHi89a2alZAzEAQlhe7Pf9I2XW9QAQ2kCpeGih0Z6pcABBJ+Q/iVG8jvCMGDCxcqdMgPosKGECkyREjwSEGGCpEQFP+4kaJEixErXgwJMeFJkh8fLkyZUWJMkiU7/rMocggSmCo98uQn8GFKoDNlElX5cohNguVyZmSq8ufSoC2pUuxYESPGiVBx+tza8uvMrV9h7pz4cmDGgylnAmV5ku1Nk2F5ltWJkCLaqiavIsUb1+jZkXQtmhVJki1YvAc/QoUa9+HVq2ODFiwasrHjyGLp7lXI9shdtVX9Su4cteTSfwZ1AlX7TwE8e7Nly559+/a+f/r0/ft3zjdw36h9Fzd+HHly5cuZN3f+HHp06dOpV7d+HXt27du5dzf4fV258N3JS9fYumdCgUMZc0S5/nzo+ALls5Yfuj5Eg/c/GvyJGqH/1jRSSyj8fpLPsv8EemrB8w6k7yMBv8NrqfgeVDDAB/NrLTSF/oGwQvXUWo8/Cvv7b8QjbPooI/gQ9I+1DA2EDz7/rPrsLp0O8y/CFp26UMf3WsTQvgNz0si+IydEEcL5ZGwyPxj1czLGGoFUUD4BSWxQK/u0dLBDB7/kz6Mh/2vvSy81wnBEiLjcsswD5TzRQCnPlHDNBjVqisY1YfToSJh0tNJPJZ9czEc/nZxM0abeSxC9//wrsK8TqZxSzJUMzdFMFktS8z43s8SqIh75gY023GqzZ9UBuNgtB996+604vJAoD9dcdd2V1159/RXYYIubsJxyqKCBCmFzLUnU/4qGRFCt/c5UazGGoHX2rUdbupbAxkZj06qdEPwr3KMWavIwEksaFyWOqBXJLFv/edZNq8h9FMU1bV1s3j3Jpa/exe6qFy2BQ82w2QZtlDbfzPY9c0AK7c3XWZQ+rQhgi/9Lj+BSJ9Y4r3sRFRm0dkN22KWQ6A1Z44ER/jGjgy3+DFutAGbYU3ybldO9c/9y+SQbXwyZ2oFzzjJFiXeeeFwBA6a2YkynVVAkG/V1MS8WM4Nazo3xspNaMwP8UeF1G8s4LSSndPfU2G6zDbe4dZtiVuGE+xAvZfXem+++/f4b8OuIFY+KdQLH7qolgWwTaaNMc5Q1jCRLbEpGv0Rz2v8jj/zZyICbJBS1MYOkaL+sRB1dREMP4jHME+n70D2YQwdU4sY0j0onvOtdjyPT+7odwUjbglYxkgwqk/YO5ZP8x941TFtSQGtMvqMWe7J5tLuQNz4rt1ofaMHreQ994x61FvFERwFucHJH40S4J3sZrLxCHBk7V/KIbsa/8p1Euz4q30tLXzADvgQFEEsta9OD3FM61IQpIvgRH/r0NQRBWcxHjRGa9uq1wQh2BCgOrF7A4he9zrGnKE3ZnAUHZUCv5elbqGLV22a4KnsMQDe88U2saDWcAx0OiEEU4hCJWETkcKhY60CWEaGTIYU8xWSji0nZxsY0ZmVIT4hy2U7/hHaRs+1rMr4BmARNxpanQC1/p9PfmWzUky9mjXQne1eAbPIz9zwRZA0SVLRKYhO0lGxIRoMjptwlENi1a0tIKuFPfMg1TGWra3PUIx5BpkVmkW0xNrIUfDCmM5kNko8YfJT/CvNGpa0FYh17HMBUaLArMoloU4LapLwmmmqpsmMWG6O+3BSiSkKNLe1DEbzmQrGsiS2Stivg/jb3kskcL47f8k8aq4Uy0YzRdBcz05KAxi5Z6muacSwIbOAGt7jZZm6zYkJwhnUQJr4TnvGU5zyhMzhjlYOeyfGUy+YnTsUNUk4XPJ6AtHIhiB3JaaPaX6Jw5DzLeQ5j+EGXxK7V/0ZPGQiTAXJIZvp5qiy5632SKmbGFkbH3cEyZwHVYGTC5q2tkepnMatQ2aAYM5FWTlErwRb4Gjc2PuVlhREbSszuIq19elFtlZoWjYin0vOYrnmJzFfkeilKekXIROgLJhZdKNIysSeQqDnes2wGJgydboFaWp7oWsYXid5pq4qz3wXxNSGiMg2r72Fb+Zb5KD0+ry0YMt+3gPbI5Y0tYymFpUT+MYgBmHNV5sQhrHbITt88MZ+Z1exmOas3DiEhPEvs7P3EecylJfWJG1UgTWZmEvVUi6wCI+1My6XNiKXEaj0blS6DBkbVrkUiGGXUfnKnMWCKdKsc5GhMVvOX2P9JxV9D0WSiUPcWtW4OPm70yu7eB12xBA+TBW0IezAztDMVdHwAOmMrYYpGs1DutR+r5nkpZqCzDEyh+DLQ5lL5V9855b8ziVHBmsSXFzqPi+ey6V5MNidUOuwhrFMaQg97Pkr2LEHWa63VwhkqWmrYMCt5rQNtiiA3Zi91cFHm5Aw4BKPyEZ8K0IINzzlDe6TTN+vsoU3801kf/xjIQZ7O4AqHz9EO6HZOox1Pt0KtSWVXVI6Kb598FKielVUoGDTaW4nCScT6lGgg9GKnbAoxU2VRvanxKEKTupj4JY24EhFQHTdn1E5qrMPGhLLMgmvLSOZUQE42nsccJF7oJRL/WlREo1ADCkpTivRzMzKoqdBav7++dUgbzQ+hXTuZoH5TeVjBqiMzY6mHsfKkWh7Q+ngpRUsRa7FgFNKreVtnkIXqjXL+Vi5j5EGcbpNqDwOVnusVVD8LslwapBg0ETbeipCThjS+zWR12MO75UXI2db2tn2MxNAma7QvRVSgpEbrLKLazgG77cMmds010WtU2zNZjCxGVZ1F6qjNyt7XKubkChlscnV0c8iwm+lmMy9k/0hPtorEwq5x0uB3dbD6OmnBqg63y4TlNH3w6DQ/sw1lVKU3KmnXYa3ZKmxVVfBJxoi2VO6bIetjVwb9t9t335R8DBRSB/+93xQNFan//+NqWxOlv6LpF2WH1bcL07hvQdNvmGNWFIpZqUzSfSa4WAfqvpDJrvApTXazcyq9oIlMfSHtZgSRoTlTZcMc1s2yPGYkt+led7sP0Z6F83FWaRQnmaPSWVPZJPP+bcDJiKiKBrwghksWZYi9lWYHNLTREC69tRnJLQe0FwcR1NzE6aeZLvs3baMMFLmzfNfeSh6kaCu5ykAo1OrK5KCvlqhwQrFriMEq5HT/2sPwm6kBMxVLkQd0EGFqmq4LEUFPjuTHC4+0YZNIkS5/L0o2K3aTwZp7IA5RLgJwvE+372ElCFbtqSt497MdP2kWJC+TVsx+5TsEmdqnr2ONgCsM0v/RRy57Aqn8dzZvgMCLgOQL2toubqYth6bAsu6Gse4OAiNQAoEFicSjHGjAx/jMplxK10jkpwyKl0htjWZv99ZIbKQkvqqEcfwFXxKLu/yFa0ro6J7F5TikrAJK4NLv3v7NYfbLXgSOuIZEWriMt1imBR+FlmJu4PSEXf5kafgr8VqI42SklmYCxlpMlLAvmm4OYgrMak6pqfCFpZbqfuiqkPyq4FAouuItseivithGw2zJmR7o/FzJQUqqPVTOiS5G3UZEK/jI4jRJCQsrWuKkZPLM5WLpvUSmZeaKCoOv3rRCu9LLvtDPZySx4hzIINZOVWrIxuaGh+BuOHRkAkv/0RRPMTskKomowMg4q4FOqnkcL4o4jcN6YqDuKqwwyBbtpfCgCW0opws1Sq+WqswEEdb4DQZf6vMCi5puJaHW4i1whqjii8LyJrq27sAMCrcg7Q9ZZnw45OIIC+FiDsWAjzHiok1YTYsCCWq2bHbgzCKekWHgp0qeCmGUDPm2jlHgLaXug2aSkNJgy362CNkopgCDTZkMDqfKkNDIDZz6qxITzCEz72HqJKBUK0YiT11Gzbr2pEpOLPM2JWLyBECwKSLsrUdci3OeUF3sDPaaLTMO0MYScDaojQF7SB2KY2BQkSd70ieTY3CUCNw4C9U4T/u4rvuYDYpwT7k0jGcW/y+lGGbXEgZSLATxSkumhsI0nEsslK27BGhK7CRfMEIpTDAa7SX1uO6kyjISyZBTVueg8oinyO36oAdsSMhS6Orx0iU+MNH9aq/Y3HEhhk/dRicP85C8xKWSwukRxQm/8A8axe5OEHNm0E5qYA4u0Su5Smzn3jL3CsTotC9pCEnqOobcWC1RxsX3skYGe0v28iXLZOainhAtsTFjCkqm4OqSKui8VG/McmZr0ihQKiUhOBEBaeztGrBWfugnm9M5SzHvDKezRmU0T0YM4Sf32Ei2uObpcmRf2mhxwLHBXI6/qoclvOz/TGQykSwx3y8IldC+fqpfkK0JHSp4LO4iT/9FjarmweTrRzTCN1REd7DKO78MaAasMSGoigYKsO7sNd1sYPLHMF7zRzRRjUpqocQk07gkH6eG2S4TC70FU0IlPbNyanomcvbHpa5xAw1PJd5CCDmGEB3Tu0YOmnCPljyNF6vydPhT5IzQxdQT1TpnQyUGBQPT8RLpcnCtzWjrP/OrZjqnoxzy1FDFNtiOhqhNFO8mjJ7TS7+U24jl2/YubSzHSYMKD3dHMYfKAwlqaehlpqZSxAqu9PitpWKqTxCU0TRSNfFRNyFjawTOlvBog45L18qwX9otrQaI8MjrbLrRLKSFmMzTobRQjTjjXWywiqiuq36KHV3wQ9Vt4Jr/DZmGFL8IJiGxMCzxyCHJRkaDTrDCzBABZF+6xDHijQoZpEVZBF7OBn2CSmw8xRdHk7y8BDBgkyG+ULySZP3aiiSnUBjfaP8Sr8G2gtnAQrwWyGvu6kO/UE5y1IXY4h8wge0iS27+gW4qa8f4BUzb1V07KyhZMQOfT+IYclxuVGm8UwZ3ZA3pUkQN6DsW6eFKpiOPsjKCQkefyZhW8xwfbOHM8UP8J6Ti56uYTBCHZEWcKeK6KZWeJzTqKLsKzPDAkmXK4n6sZsTukFRWjC//s73gyCw4tPwUT7pcgr2KSv3wk7ZQ02HACuc08jD8YhtLrar4yAXhUm2iaI6o0uK+/wcfcS9k6C01W3MyKUVjCLXWNslpeVO/TMgfhS2iMkz9UI9QxFKt9MRL6mdPldalvCnQ5O9jH2AAPLHGZENLfSMY4u5B3pVv+1aekKRYxCMnO4t5znPntFXp1BSG6m1kC4vdQi9cd5P6Rgcyi1HW5uQEvwmOttL2LnUGM0c/ly0cqRAmNYpe5jMux4X0tOokFI6R5oJ4EjEI8a1qj6mZYIqbyOYKF0ii8uN2QqfM3BSXqsmbBDEL0dOtsM+Wuk+sTMhA1/MsOdP/DPHRWkgIcY60amuU0IoSafV2pRZp90m74qgAuwhSl6lEOKjYsCR+5nHzbEpXEaO0kFYg1awhMf83rxZvGHGvmdzjH/YhAaUtN3ZjVkRR4E7FbxNYgYOod8ND7zrL6p6M+yzOISfEZjYjf2/EMrAGXNM3QTLSMXZJqfirGyUMGc0MBmXJlPztIqfwI5TC5pLQYHeOHD1EF83KVPRSxLDGdSEOchFPMYbQO31R/hxl5bpS1Mr0Mv6uW2i1XK7qgdBKZeDy84hqfNPmNP/Qe6LmOuHXTtcEoRzyioeTgg3TU5aVeoN0VVMNLtY3aZXutQ</text:p>
      <text:p text:style-name="Standard">RJIUvMMGPYhfpEykiFlOzrlqy4fMhIIVMyvUjvftLwq/qUZbqLpABvRF2EFN1G2syV2nhIx7g0JRYYkzOZbz7rAi9w75aER6b/z2fi0GMOzyTvinJvmCH3sZh06a1wBkBUM1OoIr3OiL4etH7WSra6SlibS8s6jo82DWmtJnc0518V1iU+C7Z6CW9a9N7aTWpUdavMBC2YsGL3C0EX+SXnhGoDliT5Aj/tzfJE9paNK1OC9YXCEvMGKWF1igtHVz3jxWWYqQQfaadWLhB5MKZYK9XaxPWeVyvPThi3MMGw5EvUEWnYrM/mCzW3E+VgU8r2R2cYdRhlD1whynjxszFkqBNp8sbQ9Sbtpjh6QpNL2qR7hcgemLM+JfIKdWf8+J7J5/DgMFa9s4mxyx7X5XrulKu02EKqhZibbo34S/xO83BZoo4YFGRK/0jOSujvkgKot/WWVVeDl3FFNma3wkS43kVPOamk4ritrC4xEya41hcwioqEo7SrUy5jJA7xoPh3W3QbNZa8cESrTS02fUY8/fDhNNfdniZDUPbLsKxjo6k8gVhSpVqwCS7lWqxteXGLwBDLimJ5r8qX/A6B3qzqrOgsq0jZtrAk9SrsWol1JAfabMhc7TY5d0Nv8+akXxu2t8PbxAMDIdi7zqqriJg9uAnsSLBh5Ff62OR8BKwqWU1qHSIde/VnRxKLcA2T0pQONeU/8Gahl/GCtjpiVAtv8OuaqXVoQuk9/KgiYde6HKKLdgk8SwmrkZFheq2lxapnxFOUpUSxDv+mGq8EqYoWgTgl87LMP5/HmohX9uiEpRaZ0apwdfJnn3R5oW2lcH3QwjbOix/1DuNnSRk3MPmPr75ZkOwKAElpZYM7gZJsCxmkGcu6jcLJlOProBRrniGCoz06bl6l2kK6VhYktnNcx4cMcNdBXkeraUyWlpgtN4FGZw/6uLxm+MYEYVFvXSD0W0YFQbsFNDTti2rqUH0Cih7Tk0xq025wckcCJK2RlNHIVwuQqCNlNTiGzVZ09i6PYStEBYsSAEdQnjlmauKTSAIryxLntyR26ziMs29JJB4b8jqp/Basjh2PcW7TmBQPGnVYH5s8g6AOpt7shZzmgILzVMmRNxX/StNcaWkj7oAY84Uu1qcSC9Ors+jI62VMGU1rs9ns9FXBMU7UDpI90VxvKId4SKTFCCZ2XNiHXTnsSbRWenvXN1uoTKR6LZYcW2yrT37JuefKhsVQlZF1+YtSkjV3uShT9s6ImpI2utSoWSykkcXaUT9FGdL4rdCZBBhvJUlHRinV7czkp2NTjty+uv20k6GWt4AYcZs5D6/y/C9fug7VU0perJD7J//uRM6iNbnKmsWMmUBUR6Uk6n1yOC6tRZmdymeqdW1aCKeoPafw8+bSa4u7miawh35jL3ZEF1dx6vUcZKBl2R17Cqz3Sn1XGcYVQMY7GsfQtbUNidiPntjF/5QVpXOl+betPVt6WwtkPrLRIqptCzTRmNQrbLq6pVnqXNaC9UvB1bJ/nmR881k/Q41n0JYhWxC6MmK7G/uCo2mEdCpjdKdhlixCB/rByszd36QIUZ59qnl4lXwgearuow9c2sjmpsp5kjlyM0P/VssbkRXkAdNoy1o72Rj0RJUvE++/yLm0alZanJ0xE60hyGqeSQlDC6rsHs9ifakLf+7O7IxkLc5NK70flRuL2OZ3gdcOh9WsCOi0dX0meZ2AcyzupAXpm3/HVZG2h3KzzlDb4a/FdsvE2zgd+bjwUHUzsu+1zMvCuYW3vMzTlt3EvAz3v7MtULx2MAbv2WP1+//sA0VQ3v2QIvnpY8AXafzoBgHiCL+B5QYi4VfwoEAkRw4W5DeE38EhB5FE5CcQ4kCEEjFydHhxo0GMEY9EtIiR4cmND0l29CixoUeTClNq/OhxSMOML2MSjFlT4cSUFwU+lMlQI0qFJTtSXDgw4sOTUJN6ZFhRIM+COn+WC6n1KdCwTjtmFZn0q8qoDUOijSpyZcuOGR8y3QhyJM8hXPFy/FmT60GRPZPShCpQ6ky4Ln8e7pmx5sDEFeX+JQpTptudFwdDtIpyMmTIB/8psIc6tWp78Fij3vdvir5//5jQPkf7H9zcvHv7/g08uPDhxIsbP448ufLlzJs7fw49uvT/6bQLWi9Xjko56tyNE85Y9OrM8BubitwplO7Nk4o/t22MNePOm0Fhqm/JvuNRl+99IvYsk1ZYGWRSeT9lVlF5gXF0xD8FCriVWwnGxdFThmH0T1512dSeRkZ5OKFLuk2o01k5bVQgiixNVlNVMs2VGGEstgXaSPad99eADKrXWWH0wQWVU0l1OJeBPPlkk2eD9eiRYHr11OFf4Lk0mHyfSRSSQ4yZ9ZJkS2W22Fhu6ffSh9ZBFOCARxZUoGdsmqUVjlrOZdhFYGGpl0p1RuWZTyvxeWWCfSppFFVXfuXfgTchileABA4aJ51FJdhmSe0NYVprmrrWmmpVDACbPjnQ/zbbP7jRhlR3qq7KaquuvgprrLKueiZ269BAxayqnkkRmZTiOWB8cOooHkmD2bXmeYNZpaihT04ElZ3MTjkRgPZBy6NfN/Wn5rErPdhrkJ2NWFiJgMVZYpCiXUmRg1keqa6FN/H4XmkzMUtVuMFWOBSSeMIUknUrYWUukASVlFRWKCWkIpNKfQtimxC+1BVP09rJEaIJIlpvWEPuKJOyJ6YUcoUj9Vpmr71W6ZiBiT4oXmeRCRmThPPxpO6WNsq8FoAoQwzsezESaOOcZfnro5oM/vmhTXFC2NRU2krWpZR/Pjq0ZJwtu+KbIbcJU4ilnbZaapvCM4A9N8RW6qmnZv/oka5yz0133XbfjXdztWJHxTp5O8dYnJNZKiPAfjKmsrEsrksso0iuFWhkXYHon5aAXYkYTvExbVmBduH4k81VZ56ebh7Dy9iXRDNc5WBwP96xlHlS2yg/cIemNNfbPgse5Ak5S9+RNSdsY1lTWo0QxDSF/V/tR8+3sVJIXXbRm9q+teLJB1+2/MccVr7YhPvVy+eLfnEdGpveNpZ1yNIm75NaC93sbI8f1hdjaEdynT/M5wEvMJLdaUluKouSgNWjfqmpKQsbGcTO5LKe/QhdfVHK4Fr3MosI5B+DOJtryvaaf4iKVLfJTfX+hsIUqnCFLGyhb2q1jnLgyoXG6RX/w+TFpVpFLk9I+tzOajY45kWwTM7b14kAVCVD1cdDE+xS7xqFsKOdC0jEW8jkMDQ9wPypJQLCGJq4hwTdMC9gjEnIzDBHMoP8AywKFI3E8PSfPzHLJjihnvWe9KY3VYuOPrLi4vBFl3dVDy53URETgVI8RKmPMwJs2aAOxrJlDS1aI1nL/pjGx63wh1ktmaOviKYRHxJmTJ5ZWWQcxS5QsgwnYnlTuPyiSPVoaUwrCo1b8OMYDWZvPIoCmyfFUiPEKU00ZjzZI//SElwCSyT/eEDaVuPB1oAqNlMooalyYxBM0XCb3OymN79ZnIzZSjvg/I19StYe4QFPl6IJyoY8/3c+LvnxTAIS0+EoQ8SivI6L6avkgQxDwBn5JUYQXA/XsiRI24WHUfNzShabdsN/6eZ3zgNlZ7pCPCVFZKJHY1N+CGW8Fc2MYVNqGsqqFSdbBo5qQlsi97K5Iy2dUZ4vYR1SMEa/H15PdwibDykFeixZomsksWwnHFFqwbJIrS/0RFGNTkkyYQkLnmNsVJ+WqhgkGu6AezpaTWTGr3WZEV/Em9dcWJcnoCnmrERb3n6GNa8OfahpScXTHZv2D0x4EISp4YIIS9W23LypnIQtrGEPKzf0HMFWNEAsuSr4OXzyBXbvQkl/5qXVpz2Mj+waWtIW4ySG0bE/XKQclaIoLv8/pad8UuIkEz8XRpNpy39f7Ulpr9KgMvplsoByrRvTKcaUzgyqFawKyg73xS8tyY2Pu2VNnSrbo0zqUeksXtBABkcP3SlHCkrUkD7mUyhhDaBeLG2PTPkWzTRmcTYqlMhkdN5SJglsXlyu2ICI3PlwtmH1ad1QJ/ROC1IyYdsVUoCr+LN7ebZ5cJnL+05Z20qiU0ehQWNfZkYwPjXzU1pATTRdM03ZWPNt43KsiU+M4hQPB4bayRVi4YNbQF1GlR9y2IDyaMCPnrE/Z7xQU24KumJdtrufu5qKFjRaDKqrlPys3QbPR1CaWnhbK4OJg7z0IAIK7mN6ImIYu3cV+8n/iKQq6ktGBSqxBIE1Y0eW8ZoDxcQsJQlN7NzLMqvyXJSha5UVBo374vcR4fULWfkykX2KGkWhtLSek1q0ji6suH4ZMmFD85oumaQwC/Y0w1axkx+vO9/ujhZJGzpLe0CK34ZWGJH4418D8UfIRmoSXjyLGSLJAsp/7MMeWtgUX0Ooj1KN6pq08YmKj43sZBc2PtiRoYsPK0mYorFr0iseQD1bYfPIrnKDRHLQ+jW/jbHHszqEquB4FeGhfA13OfHYLj2KpzX6mKX5oePA+IsQMWblavqtzLPwjSkUYTK0HRr3csWT0vSWWTTH1fRc6SJJlqE1vOv151Jwpp6UsvFf/y5ypH2AF1f4vRFpRMRJkYqF8lEOpU/awmktmctmi9QoSg1nmeB2RyKRIMtyVtkPuC0z2uMauiuvvJcXJVy0FC2mvCPzeZghDuX3OemcWtttUH+SKWhy6oMhHnY1ie0gjSh77GQvOwrRM06/nZiRAzFdhrZTQYYD0UH7KMA97lGAfTjyfpcxUYXlM5R/lGNDtVvuh/bhAQekoR0giAHJ4XjvFH31LOhcY7Fzi026OGg7YjTydvCixCsB+kCRknKGcB1VsAL+06LNCEeT2JNrsVaTOKGvUVDlKzG2/uKcja2VpitwPmb0ZpukLiEhxhDdkNHHtoM8UrHmE3s9sn+W9f93Y85UfaHBr6COKjdYDa05O6NF29y/kJqR2qJFUc+QnRQzhSXP3ka6h39c0p/RnnjFfdkwdESdrVkNdEeW017+tnJkQnvwYzun4Wsg1Cmh8nVukxsJYnYTSIEV6CrxgQQxNEMvhikKoAEIgAjk0A7tgA4gcAIVEEHTM0e6UXeIgHd6N0TrohiV8kf/UkrFFlMMhCcDcAL3MIKMpwFQBDnRhkmjETye0XmNoAQBQAHVkAb00A73AAApYA9t90AbcWVWsjgNpUpm4WlEpXxVIyNPFHeGgxS5NV1fxTDwhmH5E0QulTI6R0WMwxJSYTp7RD0U1mBBpjrpN0jcMybmM37/xdZJ77ZVbqRoncZyX3M5CMgk5zVKYOQyyHdESkdfiQh46yc1llVtUGVK8sUge0Q4aeRcTtZPZCSHmZMijGhBTsdFUaQoOxI6NOIvDpZds1hyevRf6zcSpqEaH4YanwIbIkZsbxMnFoiMyaiMy7E32cF50GYCMeAAI2gGx7B4I4gOF/AAuYUfgiMWgld393AIBYAJsaMY+xc8oxZgz2hf7wITJmAAEMB4zaABAdAP8BZtJdNa7mFy9+Qg/6gEdoAO1viD6dAO6ZAGCOAPzUc8itF5wwJWhvIU2hYyFTQi7/RqomcxZyhJF6FvBtMn8Ed5GimGiuheAhh7hrI877Va/w3ERPo4WWLRMtFyVS+3OcrCY05VT/9EkomzJa80dStpWoB2YDEHU0yxWoz4SvumZBQTi6IXfaGGdCUHUaBHh2U1J9JyPGKYTOsBRFeHGbCXT/CjVaFESEonJwgIQcb1T/h0RvzWbfrVTAPQKQzIGmmzNiNUG9Ykb223jH8JmIFZHRmjgc92WCIAAu2QBvfQAQIQABhAAeiQjRuAkzRDIHRXAC6Yd+w1RxZDcpoxKEOwAQYgCAHwAC+1iRhRARLQDhSAD0jAVeHDcMlUP0E0NW1nAiJAAT/ImAJwARLgAD4oCO9wR0yyTyNzRNfjFF05SIJnUU4THs9HONySW02zXP+iZRV7UUCWVIkyohDylmWO8isBdEj8IYfqpjowNRUHhx4u03yxVkE6SFFUFnzE00nQI55tVUAzpo9QSTVyl3AMtpIls2QI94dSsVC7007ERzkr4xYySWZ6oW27FD1ZloKGVlZx91BwhpPouVNeUXtyJmaEJ1vq9UZZtGpip1cetnV1mRrDGFhgh3WCSaM1OoF7sw59U1jYQRssEAIkmAhawEyWkAIFoACalj1yiQQtiHeDoGf9t2/M02Uz0hQxwAjkcAEMQANB0DgEEhEoAADtgABWIFNGtXK3REp4ViHocgT7YAAgYJAAgA8mIEYD8QCGIABW4IUg43v2pTlN0lP/fOQ4LRFcFgQpGEQ0urMurzODktEUK8FbM5ZAssQvnhkv3/NpUApnKDk9T5OdBySIDLc5eDhST6JbWpIXVReL1pJ+BtQ+ieMkNWZg+uJV54QytDlo7LNO53mePrlZOqKFwgJKoOmZ86dJVyRPa2VISPKo/Vd8F9KeRtI6XaFHWwJ/wsUuoKgogiI5TQITgtEQG0aXfKUpaeOAI5YbPGGj68qux9aMG1hOEEEb8dgOGGABaZEhxYYqftZyEsGCmTmOmLA4zQp/soWo92YDqEAOAUAM7FBG5HEQWLCbGICCxmQw3zpjN3kv8TQYMUAB6YAOJ7ABiyV4HNVQ5uFva8Re/xiXMzKmj12psr/iXrvEdo4yPdsRrT8ycTlySrfabh1VhwhXR0mCinamWVFBURgmaua5oHu0Y3O2kWRyVwpqn/nRFokBaSqTnc66rNWKiMWCZad1QNuzhRYHS94qcaAzVkbVW44iMxdlUQBlIKtGMLsocHmxqS2zTKkzL/OXVruFJYhRZX4UbYAmrNwJVVK0tW23ax3WoiC0NsQ4bG9TLe1quZdrWCxWDmpXTgXRTJeADi/4HWD5FxPpNLZTDvuAB5qpd/2kO17bWrAYFj4AAQtLmQ9RiPqzBopHsXJrnaFabT9iS15TEv6AAGZQDSKLhecRduhzc+SSaN2zaesWqP/4ZTpmOkjrqXTtaJsqu4Xew2hO5X5TQ6KFiKQzm4mBklVeSKBqhHtPgU1VJnO6NWoyqzLyUV9hxSW2g4OPY11io7RgIS/MchfW16oyCWCJ4jgFFB7VW2+SlTzgFySUMVQ7pB59ZzGBmhYztr+L1HCys5PPc2uU5pKkKFIXzFmZMzKA1F14Fi7R6YhnkXUuyqK+FiqlYhsyuhOYy8M9vE3Mtrnw2rnNdAHkgAhGmm8cBaJ/WCYTkSFcYHdH7KQrK7dHpTP9NRA9AAJpkKVbClKJJg/TSLHPUj3l5Sz5uKorcQMGcA/HMKbtQhvnyA8l8JLqaTvWGTY3glMsV2/fiUD/N+Ke0fZWJBVGA4Jp39N/g9RQ4RlybyQWM0UpTYk6Otip/kQ6MEdXzVJIAEaAo0ZGibE1sANacSOLlqWsfZIfZiY4ZFHCnLhufSu3llFWZ7w86jIlGoMwCAx12nmpUMEoY4s4rsRHW9R3/4KgUSVWOvM1EkJHWLZyf1ahChJu2hkmcLU/ABNGZFPDIGSubENCMuo6PizO45w3GYMEfMO54LRRCjACiEAPYxwEAYcQ0sW//2AFH8AIwpAO9yAIMXADARKOAfsnJeAPfnAIZhCFABADJhAS1fMABeAAA2kGJXiCYZwOBtkO5JAGx1CvFSB5GeEPgmCQBHkMZkAOvVsQ/4PQAwhwD9cIAR+gBEHQJRtwAfQAAhpgDyfACMfQeGTrET/QCu3ACCJgAvaCPYRxEA8gAoKACNhIARcAD5cXESFtBrnwDvBwAvLYmkYqeANwCbsZhR9gAWDxAKALARpQAiwgAQfdDhDgBwtprPsQAxJwD+SA0BAgABU7GA9wASWI01nNePlAskHwDhhw0MeACArN0LpHIb11lka0rfHzY0UxKVQRyTKoOMmpfRUBvUDR0K1moUIUOhiKPTSYStk6bf25aXn8T/c2ttajbj1STLd4PD2TuAP1EVcTTG2VdFSTLv7GsoSDu1aZnU+KOJXmL9uJMRhYgxwTSJldYI+MWf+17JS5o5JzO4NkkoAL+LidQqfEeCrqgE2JQc7lbd66AkPOdlgDkQ/TiAgXMAAEQZsSURDsnAftcAwGmQ4TLQAD0CCpm5miazoPMAIQcNHWyNHoIAD2wFG0EQMd8IOLx9EOsAYSO4IlnQajoJh+UAFeghD+EAL7vXgIqdEcfgQEjQDX+IMH6QamGScPcAclKAAIgN/p0Hj6Uw4TgQXT2AEs8JDe9SJDUAL9EKYXjd/VmAYUYAAweBAgngaCcAEQjtEga69gutEF6QBZsBJ8jQ4QYAAFPoJXngYgsOQiwQJFPtIbbQZXkA8ewuUg8AE0XtKNJ3gPrdUjfgyQsOCoypH/KoJK7PfJ+Sso+8usFYk5bnLdYrZRmRxuQpui1H049cEx5peWvmxd5IPMf+YfFHlPsvgtrj3J4jHo7Rvp+rUZMQZEpo4tWTO0sodWiiqLNPlHaQJ1QiSrB6JMDDVbDkPrhwtxbplxrHpkOobUY+KLZvNrwAZYfHkl5+3sz74qQJyjzxivCPEAAYAOGR0CKFACjdAhez0CLf3SGhADJ8ANJHgBG1AQ4SjFUSDTCmB3Ya0B+aDTxzCZG5GbcNqaF9APKGAAGIAAKMAFFcACBU4OfpAP/uAPG2AC0ZIRJqAFLGAAFEAPEtADLKAExNAI/+Cj7RAPcK4BKFAAAJDtkBAA/xswEQoQAGkAASCA1xUwAIbwDM3Lv0hQAiJQuwJQBQwBd6LmFv0wjejw1FmAAinQAfSQDhCwmRgB4owHAoggAPkgAiyd9BgQAvTQAQaQDwEAp/EgARbgEVwOAW+QBxAgARrwDCNwBVBIASLApQIRxmnQASeADxLfAU/49QZx7fRwDxTw8lVgAP3AD+zsg/fwAT2QBTo9CpCQ7kdyRdgn2x/VLNoNb4tBVVCJll1ZNF7mkFblLAFyNQKDPkyiwjlmE2TGUshMTPR7uic1PIV3lhe0LgTl2kvXs3BSV36rMcx61HpGgLhGwWLR0KWHtY6dZHJHqZRkzF1YtlZ3kriFO/+szsr+mRPTasWr1JUMpUHZ7GsfJk0wiq60URPQTv7l/xzvapjfVB6NwIM+ONEIQAAyDUG6kQ+JCQAogIXvIAhJ3ublwAUAMeLQvQKYhvwbEgNEOwDQ+CEpd4SFIDOg8h1BckQehXQQAmzgV44fv3/8SvA7wk8DI3If/5X7hxElkpE0j4jMR4Echgox/yGp8oEeug8VQpY0IYLCMRAxQvJjEIBcu3sBHow8grFkSqz7Rtyr+uDgSJRDaM6cOcQKAqonLPEzu+7BCAjtOqB4+i5EunYURJQoqeBrO8I8ybIAkA6EhrMPLqAzw5DFkZL/LC1wQ06C0SH8UJxAUaIzxgr/EsgtFnmEAak09MKSJdljYcORQ4ZMbHclH81ynWlm7FwbK3CyKTOSHSLSJtmzI5X7fojVLMqnZ0Uit079yOjfXLG+hIsV9vTwy73DTsk9pUzq09c3pxmce3Ak0IOHV16+/cP7zVPrx4i+7R7iKqOzZMoPvvXa+8258MQDMKT7IDwOru6OSw/DA2FrkL/hmEvput/kg0+7+j5Mi8D9jOOOOhUrrC/EB7sL7zzm9kMLugE79A4jrsgLEEKZWqxQpPvYI+sfBexhskknn7Rnn3/00eeff86xEksrjSPJSi+/BDNMMccks0wzz0QzTTXXZLNNN9+EM04556SzzjpFwnOd/3KoWMdOP9cspxxzPAAhjWPS0MwCuKJ4CQl4PminKbga6SwpCKrpQwF+9ingHkQKGGSIKOz5AB0Q8tlypBI84OaeFB5A4rJRIHn1uqeiG8kGVMi5ACTYhhuQLHkcaKcoXGVrBwFFZdx0BETQEcAelDa4Y6oQ3unyw4xggoq1PPDAxMENlxvpBkMOScOPCpojaYMThrpEU378CaEddC646qUj/EGArw6gwZOfBwKohtZQBX4sHQr6Icm7H9haDNeD8LTShE5p1fQfOC5Bp50QWMgWCVIjjSFgfkzwAAJ0rDryxutsrYm9DHuMzkguxTMPyObYM0um9Go7a7nOYmrQN/8ue</text:p>
      <text:p text:style-name="Standard">1MxupQQInC6/JB0j7yngvOROhGLo+44A118kMtx00MyaO+2qinrCZujeqafT9zQyJh5S9q/6oy2kOu6YZQO7p+rrvBWpcsi67qqowvO1mBxZdtDLn3G1UPk/oYuP+X4hi7pm92WaWsHUURrZ8IfL9vwrZWEx57STzc99dIHsMecf6ao8sosvRytyz9vxz133XfnvXfffwcePDzLWYcGKoLHHbYBLqjrUBAKUKAkkfpxIN0KMBoeBQCKvZ5TRA4pYIWRqKenKCtrRqwdw6DpgJwQ/AEdQ7NsYOkCBmhIy+2YO6M+DcNSGlgaQCAC6ZVkJP+gl13w8o8NBKA1vXr/isy6BofHQKAA+3iczOhWAUhR4CIEoklJhpUsKyABgXvxoK3KMYBSpQGCsNFAoewXhCNs4DHkcIv0qLOCAkACHSnI2K9qpJCVXQVh6EDHCTYQEZLwYyPFkpZvRIKYePCkJBf6EYjINTUFneVsA0IacXZ2oOl0xnC4UiGDXDQgrgzpgCIqENY2FKHlZEc/Xmzce/hTR+HArTqAk1mD9gYj6JzoZkMKkdHYRp/ApaiRoHPQjrDmt6yVZYvyYxfbzpO5wpEoZo8cDd08RKMFaedGa6sd0mTEx/9g7T5pU9sp/caz4ggIj4KDy9McNDkXEUc4SoJSMEtnjxtMKQdWip06/7wUHRMiz5nPhGY0pTlNar4pYIGiAvGqOacK2eMEdbHXCQYwEhMYACx44ILtRkKvdISgF0jgQqcIgokjlBMC9xiBlMg2r718TCWXgiAv6/YQXbWEGDaq2Y2op74KXCeBHejHkerzjwEIwFQ9aNcFqkEQLkwoSM1xDD0QgQcMXk1CEkMCCjrgMfhx7SUWkEBuUPCSBAoCZE1EWDwgYAATJCck5YgBBegRAGKsA2FpyIMB0pmgKBBRAAOIT0gUgIIRYOAKLOGLErcTFXIQxATh+Yc9CaIAW1mJXscIgRXAk0WtZdFxEv1ZBPvGLvTwyHONbNHmBkq4oM2ybzsCo+LiQ/+uE/2EQsZZjygNa0ic1a5ClZOkc2DpR1GWkoyNvKsQU4O2twELhGszUeXuZslKDuFHckvbYIUTR7T47bHM7GUbK1mfBukNaDh7EK4WxyHTqjZgW0PbccgDWZskLliMS1wf3TpKRpZVAaiDbuqaVIViwm52skvV0ra5Xe5217vfBS+YDHQTPa1DmeFFkwnLkR0lmCYdroqeV+7RDjOkgy/2bQd+PVZCTnnqgpvq1DHMYKg06EK/9n3fPsz5KS4Izo8B0gA3XCiv8XKtZ04UqrEekkAEtNSE1hnYPSCggZHYEB0jPqCBPGoWwdwDHZcwonBPaRPqVeMD0vqwVvjBQnT/OEAe66RILvwRQis55jQYRc4/+kGBdlxAXo6pRsQOUpLg9I8nKWkECkLQMb4cgxkC5hWsjgCHE5yYxNmSbzrMcChm5De/h4pHCJTAjrKFLUOxHN2NXOubVFYnSInt7NYqZ0ZPqo1oKIlJH2vykpahp3FoaeVtGVm2W2Eoto5L2ssqqTZG9kxAjxtRBKfz10L6SHM1sqN+JgTZz4na0o3jI7vSeKDils3SW3QbKZkJ2qjKNq6qPWR2uGRaDyGNc+hJ24X/ZunCPTJokzbRgsjTSgc/EpjBbNLpWCclKiHzulccGnrFPW5yl9vcaLpmoLR57jB5FCsNnC8FfszVdBiK/zBrxi9frgXg7+WTH5a4QBraIfB2HMq++RbEO0yMYj7DxlYKoccLHzRlZfPDykYRyRMNk+jR/EO+EPC3Y9DBCBtEDbMwZMQoJGCBwkZykhpQGb6E+JOF+4Ak9ErD+8o2hAYKUAOmHsmwcLhEfiycMb9KyQgNo2AIrNlUCAiACAIAAjfYryQPuIOpSHwgx7xZ4PZd84AFLOREH9eTN7MbcdyIS6gJhzk6ko/bN8u1art9PMsxduhqpqNcjudtXAkYsQ8HuNrGPZYNB52txMahOPKSteMqNY5qJLXefmhBFdaa5em691jWSG1ys1puqxYsTzuOcXUmvHZKHWoZFyiRKP8SY3FoLfsgXU3ZhLT1rfg+uNQU8o6b1llt1vaPBwwguqh7UnVjx4RvB47dz4d+9KXvzKestxzGo8H0ryih4h4Bpu2wIBcG0QxEQCAF/rCCBVhghXf4gwX+8Ic9TFCOfeABLP9VQApEfH74v+P97nc/+XuAZjixv6C2uEMC+gmzzakjwHMiYrmykUCMNFi5L2mQFoOAHigJGyKHDNSzCkEQfniGNzADCliDA9IhviKQnGiHp+I0E/q3BRgFB7gIJGAnQSihB7EheoAAp0C1LHCAeOiVQBmYeAABGyiSFaQAorCHckABYqEAA4ieA1IIF2qBmOCqHsyacsi/E+M/92P/P/ZbvwFIp+1rEJixiYbrvUfLpMChm+NQvMvZpV/Jj0faDixyjzx6tQm5DvLAvGDZotz7LfHos1Mjl98qkD77rJogtv4wI0AaI+9IHJNapeFgJDzSLcRLwwqbEKDhJEJUNEWaONhyNMO5sIaLNVOCJZ+hkRmppU9CEvYII89btk+qHVHrpV7qjzgCNBVZHFEiEgf5B0wYJmxDPm6LnWPCrp/gCu1zxmeExmg8k2vSEz7RPoTKCOJLASTCF065JwPQpy/5JCTwnk/BIO8BHwyynS9Jif7CGNQDoZHoAQiIOKJjQNayOGIpCpvgl2MAgAUim5SoKFOJgSCIgh2MGBDc/7nAgQc/aI0FIAYYHCRAe0IzWLlHKwkriKl/vLl6AQAlwBqR80CJGRYXIrp/KLPFgJvgWBVG4IM+eAAF6JRqAKJfoZ9qsLogaIGAAwEkCw6LEbELIhOwEg/vCBjXW0i8IxtVkhq0iw9JhEqHy61HVLTz4CNmsY/uc7tSOhvCe8S4kruE2rw/Y5dOay3PEyWl6Rs9Oykv+qtGQhKzAZYW8RG+iyAhUkugoxnfShquCUFTGsTRSig5Sj1B6hDdIsXeW7zPMbbDiaPYs6zBRBy4QCwBibvM+aS6+bRKE4+yGoTjky4nGQApsa7Xab7okMbUVM3VhL7xChQ9yb7p87MTCf+U/HMxq/gHpxqAcggCEjGOl0BH6KEJIlIimAkPsygJfKAA/zEKFrEcfpCNe/EV+SgQpumNJWMo4xjIAToJVUugfTsCkQMBHwCtC1Oxk1GKY+AGETCBnxAtxIEpcqCALCA25bAS6iGHVriecqAXM0grSjM6DeEHLKAAnCS6rkOEETiY4qoocsiDv3AMAYoBokEIBQAEdKCHE7hCJGCArEvIWwmqdhCnx+kM3zgfzfSl23I5PqI0SqtEsNE7wGouWxo2gRovRoorHVkm1QKuFxmcNnSa6gPFVww8FPGpu1Qh33uc/4gqPFGPloGRT3wQIyGXuKwjiWqcIFUlidGW09v/y8yJS9h6JbTgSmAhow05nPnQo9phD61sGgZEI19EOvtQvdWKPXjMDjySRTnCx1yLu2sTJtVhEm5TRub7h/PainBjzUVl1EatpnRbh2yCvkARmB6YqS65jn+wAARIA1RQKn7qi3xAQazgloeoP0QgCAw6AiXohBIUVUxLwU0FPw9oTwM6n6iKAXoUgA2wJUwji4uziZY8BmUJnJTAhAI4hCIiiQg9wuCDEPGoKIHzi68ajkBBCEr5h0EYAR8SJ4gIiZswsXvgqZI4q31LC64iOchaA2IZQpKQCoZ4h5eoDH5YV4YAAiSwoShzClNbCzPgFQaICQoyFfJ0Q1mlAHxI/xJ1MqAkrLM8NLarTKWvxMS74coSOalH+hs6BDVpqy0bqVJHm7SGG71ndcXiEq1e1Q8X2cyiHC/O2rQWhZsTsbu80p+P8qzI8pv6hJBJAyxM9L3zRMva+A9iyzxaUyTnvFgHcY9aW0jdS8Nf+aJJspWsxMzOQRwrfY9Pi8XKarYGJLRn9RnSEdRifJLRnJIpsBJl1JLFWkdHddu3hVvcSbfrOx7oyyhE+IBeiIIgMBCAm68OuFcA+1sUgMOw0oALsACMiKd7AB964gcFwAMIIAeOJAmYMIHDzcESEIG68AspuQ4lSIF7pYn+kYCWcrTPCzoH2AlpOaDSIAei4IwoQP9PJuPIlEDIo7uVj6o8mpgIvriHE2jC9bqJHRsBARiyf0ifiNvN63iAAqgLZeEWnNO5s9DJCwA/JNsRAk2iq4CJExC4KmoomggCAsgFM8AUBRgC20yDEYUJUoGENEiiKzyikRyLZhlcojQBHwgAJbiJOnQttky9SxSiNzy95IqlWOSsng2Suhk2NN0fGcNDYRMlEfG9hx2kaGParNEjQaqb/DA8MN2QCxs8F5mczEM7mNmsQrOsQVNBV4PazYHRGfGasxw1uExZDpkkyawzWkNKxPwsLdWiV2orUJQgNvIPquTht8JM53RZmf2VmEULQHUS0CSmKVm+5luPuNXiLeb/Yjehxj3pk+cTiX9ggGYghzQQIAQ4AQEAAEQwlAGKAsrghwrAAIG7h04wABbIhxOQAobwh5jor08ZBAOqgFYYOAhAgDzeYyZ7HwOyhHc5FAAoABSIAQw4hCtAgdHgl3agBwQQAQ8ogCrQpCVdAykA36eICXm4gniIFAGIgWcoAACgh0j5i4cgvscYzxzxYZuIiCEgXwE7BnSgAAwIgBNAACZjKVURgYUowQDIB6rqAFbWjRSrqRw0rSjIQiQ7kHXllZO8gKFwMQq4gHyIgQ84hEP5gB9glH/AgjdoB0jwZHnoAwoQsXv415dASJv7y0cZuENIZBaIgRNgZCvwO7f5/481rEMHBDRE3J/MlCvsQDXhg2K7Qy6/7Nj+UFq768O4cas1zMzMy1JYlBo9/SOVncxeuy28aVlWK4/KrLS2c1Fgi6QGbC0erjBS3JpYbK0ivli6qUu142BGvMvyoE6lecTNM2n9EdKkzKMyEpuuTL2wnCO5YcU22pqhtRuxRb5g2raz9bZlHJEuFuuxJmsvMbXXNJ7pG4RlZmVgJri+YE8DEon4DLtDyS9osYefCE6DkJ4faAV6AOYB04U0uIcbi46DDABIEDBD4Ys0uIuaQBkQOLh22IwrrTUCJQcNyxbtcbN8g2tqPQiR9MmZ7ssDOoIBOAE3qC9gVjO7vkiSKP+BGLgCe7uv/OqAfACM85kI/8QW46henSq5WpMHKTBJkRBJDGALNjtjdJAAJUCIiGgxwii4NLCxC1gIDY0JkQxuSOMHmKKH1savYHbBKIAliL7hIYGPk307EPFE4TAZSrPLvNlpyNEcNkqo3YIjjE2apZ0xvVK7aVM0TrNaqpHp/3BA82ho0Hm9VOtEsxM2WLszwjwkaJMlnWXvMDK8BMHoRIRZwLGQyxNqEBQkqaFM2sRpjG02hXak3JWbNcyZLXJOm/G7vprZvvI0KR5bQW2d14md2FnbYCnrIBfyt51bSdU+BRABBJDc1jgEADCAt9CzIdgHDQgBN+ZkEMAAFPj/KpHor1Rd2ChYARtAADd+3WEGAvJerRKwgg9YCHsBgRPoieXYBw9wAHR4rwB4C3ZZnHrdDM4UGA8IgflqjSsYgQFY2JEYGPDbutaqHUJrjpKwhxR4g/dFlB4TAC0fY7KwhBHogI6xFwDwgKvwjiGQXvg5C2yWCpKDwfBYsmqIl5AwsSMcgBQAgY5BB1AfBCHahxgAgGqAXwcYAUvwAZW5BAYIAuILAEXPrPTtgVxAB4ET5g/Q8rr6rNmzGlhSar0UcTXKvSmNttLKaaMWGj33wxcePAr+OzoKvSEltpjGLV2GnM0hcN7ab2biw1vxXxqudiW1s75DPSr1cNIKrZ7u/5CvdUXuvsUVvbSqiZwQ3xuMZS2gExL1oEyHD/C9QsOAd8UZPhpf3TXbakQ3ZdIkea7QxDZ7IEMrvq61HY4hd/mXT80vNi/tQ2F5Vae6tOWtCJHKsFVuuSK3iipLEmHbsQ4r4Y07U6ETPSnBCTdzByG5zi1Um1cTyUW6kokT1RfysHnZw6lnlZxsSRXTOoIgoCHkRAgZg5l/eAySk9fg6hK4+XkTNSDK8NgcycZVHxqiZCy3yysrzdj3lsucxbuKR7sygu+0i+pIpOpHrENBI+H44cVR1KQzrKQ7G7aPPkv/lXG5fLX3drfzvEOE8sW24VlDCvo2vUPMwvaiLO0zCv/E+Mj41OdwH760P5raUItLzKzhS4zMF1/3G9U720JpoenMoYZqFg1pGQFU0DxGY/rqtS0rmJf+6Z/U6iOetJbNvIcNpZdKFQmOvXUOqE+S4/gSmDgfqyyOVJlx6qBQy6P34voJw3qOW0mVtrfSiNi+lkY1CUJBs/4wgOAnkF+5fwP/leN3BInAfwsbDhkoMSI/hggHRkzIz6FAJEcIPrhADkIPikf+oUQp8AhFiRUlLvx4UmC5ch8jfnz50WDBji8HMhzC8CHGl0JlRkSSFCjLoCudavzp06NCoQp1Eqz40CNFhiv5ZSxK1adAk2O7Zq2qdWBCli89jo16s6zaoRX/ca7NapKg2bkM4Q7MqdQoXbgLKbb0mjVh2444na49/JUtU6lRaUr9mxcwZq5GqQqWTPRuYIWay1nN2VL1WJlem4K9qjFnVtWRTYN97XRuR9pDaA/++NpqVsVJk8Z8LByp2oSKkfxTAM8e9erWrQ/Y92+KPpTnvKfUOiQl+fLmz6NPr349+/bu38OPL38+/fr27+PPr38/SsYEy1FRE38DuldWI+P1lNNho9WEhHNBYLaRRhehRpZG4yHk0D+IlYWQV4Nd1JBXQ0QRxFKGBQadSrGVlqGERT01RE98XTUWVbtZ1VJNUV1oUIQU8bQRTRollJhME/Gzjo8fRYHZeAwE/0AOCBpg5NCIPxWUIUexZWTQSVF9eNU/0NXk0hAHxnQVUTHZJRhWtanl02hYyqbmUjXW2NJKyNXJkEacPaTcUE4N6ttfoaF1lUSKFemVc1jZBSmLjwJVVpt0PaogZWNNiplrSOYGXFe2PaXVh251ailtol113J46rfbVoanSWBxpvH1mK3G27qkbaS9dNtiNubGIW6WOsnVnhb1V9dxXqU1Glp5WaRZjQ5hMl6092mpLnXb6dPfPd/+oc9OfBBGYrrrrstuuu+/CGy+BbNa0Dg1UyJtupftGahptldVarKcUXUYWiq/FJpyxepbGYVRGphVpjosWC1leEEsFsEuI0v+1r48FOzkVi3Zdueo/J9ADgg8uKUqynqgptm+VaQ7GMmBz7hqok3aNipFmNjZ7ZMfUbprnU5I5u9eruN05MkyMKi3eTwpXWCSpCiuq82Z4nQXnXj8jeVpppsopsrnMop0m2XKZhBaRqubKNMIR+/UWUYkpWuxsFXuaV42fxlahr1m3qpexxi43HGhp5ZxWhMQOLOmjFdIMm5pMY/bPINNd1zk8A9ijHXco5QCeRRvlm7rqq7Peuuuv22fYjlQoCXt9ai6O01LLhuWX25hd+CaKak9N7EOqHe9ZtZQCxuluQUWK7HJ4Bu9nnB/5ByZusLl5ao1jdiojZcxtramwJ13/gA5J28+asNQppvWQ4D7q2FzHpv2GbM2Gd4Y9sXKNT0+Dcc6aaNI2hF1pLUUylas0s5dMeSZ4PAKW00STqLVBaikEgxvanBcWhP0Gf7VxGHL6Qhi3PIdqsXEeqnpDHM38a4FPwxP71oK3yyGGKpQ7lPUs5K9FjQoyQ2kaDWHzlzsVcIEFbBZQONQnTPWqVADjVJxSWLTnfe8BoOPWtrponRv8A1yk845slmK7M6IxjWpcIxvLk711lONebSxQzc4Hw2NZ6nH/EmKppkUovBBnNMLKW8NWdT3SLEuGCvPfCrGmoH6FaX+IIVUkj/SwoPiIf5shlo1oQylF/SN9ELCB/69yKDxbcQwmVnLcrt6Gt6vFrGtS8SRhVggnlonQWVIkCsgKBsCcUCqEMYuYLePkN4PVKVpz0VT8GNWyUenJf2F6jJxiKTOzTK1rvLnJEJklwCP5qWn+cRmu+NaYRyGLLD6JFY1wBhe82GZxbQJU4/bCS8IY54i6CU0PsbmvRYLlYayxHPmgpRYGHUQBnbuOtqoAximUbjvgyaRH5mjRi2I0oxotEGOOUI51BGij5/HeLB1zG5KVSimSwd2iVmrIO+5zMtAL1GnudERlFk04GAvcr6wXQkXqrziu4Q1x8ve9YKmNmi1DlQyNqpRQomNKwsJLY7ayKldV8yEbCkwgB/+HItLQc1iFOhGH2CTTxRylcclhnFEe6VJAOVAxjIwgFM2HNr3cSDCmJJrYdPMYU06vUMaBk1zLVlWeDeorKyUa2ZyVwh4SK1ZYqwvexskqSeIpTZrtDBHDchmF3bGnP8lI/ay3lWLhxV+XUiensKZEuiL2im4S2c3illhiRYeL3aoO6L4VrnGNS6TCHS5xi+u67NVLHcb1UmWQBsxGerOWsrqVSuFnvUu5rDfdnCAh84rN5j3tZU1k6wil9TgAjpdWghRTQAnJ2HvedVg5eUAA2gEBDTBTlyw6ilzj0pLxDCuz+81bCB23Xrf8S2jnSmmcvlkchukEaJAZzV8FLMP/YfKKgkqtnqZS2xiqwDNhRBQwz9QpOJ9JE5COIRTgNMisoZZGbdhjJ7ROO7HRPNc3Y3PmVgoMOWptE3gwotRN3JRjsEyWU68UcobRYloRv0976qxLH1uGO/LhyYQJs8s/sLXQLmorO9sJV7iUu9wzoznNapbPGwNUu+KG05ititkye+Y/AlpZhZfbcgP34uRk+aRq91siT5dFNtJa2XHSuy3vjgjOCMGVm0IyaW15Y2i/hCZUQMvUD8UXP8rkkSnQMWAGKXhTyK60LU4m6/iMV0zpwUionmnuBkk9zOoSqlVmpSqHhpNHvb5lkwx+4VfGaTTjgbi5GAat34ADP4AG/7uRE4McZ4X9qec21k2pkd4NRTXduvVYIm/jMwUtF+q4mNQ/KIx1LrH8v8wUxn/KCeQpG+0zXn0Q1BL7Bw6ow8UvfyuiwF0zwQtu8DQj1174Mq7TrouV0/5stiwzaImhR7YYM/igjiNkpXB8Phi1NmN24ZGfyQKcIzGbkXXu2E7ycmEKiptouBqmTTLp4mzuDLrbA1JhJ4zxjcuwentuDFslNnIaKiWdA2ZgHrl7tMXJitkgn6E0I9M+qJfw4aXSWq8VJWWhmpRN9LbN5CpsuOPNubsuZ+fbJN0zKBcO7bNGjmeaYklJfdta5HV6/aAVvMk8DFay9ieyDLr1woMa3v8DpTq17afYmi3QK9FZqG7tIeYpTAElTJjowTvv+c+zEbkAylJx0wb33VxOr9xcEOItJ9+ioPPTzIPiAPWySCEmDtLcIywUZdvuqbQNnyey21+2FLPGBDFvrDm7R8rh6w/zvtuJrSNNHLIUFMoPrF6/4eMiHuq99RBncWdfYFc1N8Nxxskr1bWskTI49xV2axtHP70bmc51Ry56DPtajuj8Sj7exdXdxps4R2dByvJFUtPMySfJTLU0GCopIO7d1Z9k2mgxUPTsEUwkHuA8WlM9zmYgGIhB1ok5Eq9Mn7ih4ELkFph9WXVwQRiFi8CB3gzSYA2mzmJ8VBwtXOnNxiD/nRRY3dwxUVG1LNFRTI2KTViyAdCV+BrY6Q1X/UQduUXg/R2uBA9TFc9SKVaLBMXq/drQiA0Kbgz4WNHQhEwBcc2nGATQ/MvImBucMMYGrZzEnBASJZ2pWSDe1cxpyZCibJATgZd04RzcXEmjoNA3URH4uZoUcdqFLZ5q5Z6miF25lcbiMJOqgRX+eV3QrIUzXZkWLou53dnfHNQgsc0RJqKcZF3EyOEH4oYUgsY70c0d5lvhAMZruZ3IxVAlbhDCEM8Uwl7HTJ51VN7n2AMYidE/bJ642GAzOuMz6gebeBTtkB5xxZo8uY9MTQ8FnoUlEsaJDUyYaOHbQaDVZYwP/xEMEm2fDzkLxJ2cOMoNAXISbGyVAOLGuBXOYlAGfzHXWtmR47CNOB7ipPGef9wSjVgc30SY5JQKBf6K0NiJDQkeI/mhdr3b0VxMnfgP</text:p>
      <text:p text:style-name="Standard">MHIiVnzd45GKETLFd2kNEAHMZRQMHTqgBqrKrtxhQl7ft/WfzVRk5NVS9JjNgxVGopQhryRZe9mJLpXMROzTYAlNECZQtPDUrqhdTNYJ1+QPWtRahdUMsYnP4BSEdHhRC26L6PwW50FjWIrlWI4Um8BROQSXNVoF0TFhY+XjYNmSTqEeKF5QihlLJw0Y0JSR7UWhs9FUS43fDsFfNsai0ihMorQQdECd8ojFK04WonHKRf8wDERiG1/wmAOexN2U2CbFHw0hXwlaTLDAiI3JIl6u24c0UAbSEmthjQBJhUtS0t1xRiZOE5ig4T4G3TOFjGWiyqwA41VeXIRd1XThCQKRot2lnW1W0bqF2GHCz9/0TieVFk8JEmw6Se7hmdYg56lpISOdC55lE009mtRdnCPllb5FyzkpX6pozgBoAQtW3gC8YDIOHFna531CI3LdSzUO11nR1ZHojt3MGbRBklsOWrVJEfpZDlKtkHjdhaGspz5S2pRJUb4hpthQE+Bw2VS0kHfSBfY13njVo6301X+5xN8lk5f40aug3uTcyr1JzfPMBeWESvGATAcVz91Rz1L/sVhY+JMSpV2ngd20YeF6tpChvSLixNdg8olL1F0Uric2xZMKHV1z2JTEJWTiKR3J/OV0KilcUh/vLMwPbZ3AUFFieKnfOKT2Wak2Hg7ecA2SaRIJslycsZSiuWEYRsQ/PMBucaVXjhEz4uegEurnIRc1LtfNcF+1wNqLZheIEtUPOdDYnGLiRQhb5o1yMtlfJtClxSLSbA+o0SiUlRKzYJKcpZ+kHF+fsEomfaiKCdlX7Y6ybAgPPZcvQoYTZZ8rYinFTJDWZE/aPRKbflqtssj0sIwEAZ85FlPHwVyuPcpaiptkjiOXMmakgBbxoKaVNQrmwFQ0FdWttVCGemSt/wgTRmZkNT1L3EiajJ1o2QxWQEqoeBRKglKkSA5k2vUXVvEUHOYhi9EZ5ATeOt2PSCabjlmEl/kbfHZRb8EgSmSeoBbqxFIsmtELHMkRw6GFZh3smaKU0ZxWAELasd7jj1nmxTXpeHEjqfWrVCpWym6crnaMnfpqX+LTNlkEslyGQYXYyx3S6RjkudxWtHwcTAAJ0SofEdZrgIVF0PhmcEBdzJqXSUUR/I1rztbJVmmX2qBaog2OvBlZ2RDYZH0Sq73agSLgA37qSMabBvbmJvbX06FgtD5oHuqKzlQlJYogmYIq2WrajrlfE2EYolUoVozHfklYsWXhAmYcUeyhDv8Rjv144iBVjvUo553wl5ho0VZSHnU8VLgsY1pW7OiSbkbJzkfRznJ1HyA6Zygu5P6sloB1D9+YlQaSa9K9bQilFjG9mFt2UuH1EAGNFWVgor3yCeIJSafGaexJ4blhBf3o0c6dbGoljuNm5qFo0Nzh6dY1zTDp6ojAZFqoZ63M5oJtbYTgmEQ2KIFZHMp1iq/gWoBir/f4hruq1l5mnz5dzv1N23eCINj4Y1nI25gmFeAZ7V21Ydb0i2iZJ3qiChJ9kCndUval5Jpk19/gpVKllGg4D/zVmiCCTcw0rfvMyWT8Ibya30bsAzEybHU41MP+gwyW7gzTMBtJ446YWXH/CZRFOqeosZyWIZJEPhndJXD+mtweDuA0xdS5givb5qPEOY06qR/UpqwgqWCGhokhWRqobaRjgE/RTQyGxd79gBj4vF22otgIx+QCqVsgWrBnppcYSmRb7M8pMZGxLGGNEtNMCtTcfGyykelM4VHBzIn/TVdwiAyo7W50IVjGzFWiYC6dRErsUQ0R81Cg1QrNDFgBrZsinlAWdi0RH7A8imuq8FeAjld1QduM8mgjh5BZLZ5cpdXypOABOsUKco7nbIvDQtREiW4NA3Mwq06bwZHqzqNJPhdKXpwyb2zP5FAbio8Rmigd109O0vGx4ZyxrVWuVNrHoYpZ7Q2E8ZNy/xwEAi1vaqbIB2NVkOicpghvjH0cWmzJBPlxCf9tCTbmy+4SNaWsQYpQxgiK7nSTX10q3lUq2oXaMfvT8DmGs1kNFBWV11gvtrYVukaw10QbFiGxOXoowpromkBywerYmD4Rkvlg91xv2FrVMzPlcZyWpDUMpjrdvhBdceqrmciSRaxhwxnZbD5fWWhPECrEMC6sn1KHmOlDxH6lMDN1U8OL6GWsDmujwW7cNideAfYNjtrmV7Eh02rpys2sW2mSQr7JHjnlqSSl65nVAv+KUKhoLPEGC0HGhfhmRRjEWUfbsUJmnoHGiEZqH47iEFKZQbpdtTB0hxXdkdYJA65XJ//GHMgBKAZVyt6Es0WS64wBBXMl34sZnaVy0l0OZM999t0tEt7o5Xq5ygTJxUmL7/3+Yw2lyB6hsRPF6WZSkakgq7XoEGMtYq2om25ymjpKo1DGUM98DIH9YBa2U6amBS7rcrf4li879XRTN4EkXEgxXG3xWDr21GLVkuOykhZCNtX64kIGTOy5kt0axvBCn+USztp2zCftbJ48WfwYK5meNcL6pbMuiYCGYNPCNbMmBXNdpApN246u28z5k8plGdh0n9/IrHwnk0nLdow65fnSXWd8YAM/rlw2hPltbLANsCHmo00q7tw8Wq51chWhciNXNZ1ZTMiG954l6ACZdoL/rcYl8wxMryypuJAnYlw4Yxji/goUHp3FzJv4ipOlSmuo5Y+kOVZ4V5RCVYdR81bAocRSV/eWc/l8JFxUE5cnYRP3aUz2DWs+Zu5cIxvJYmLR5g0VnZwG1vfIMAwi5yWdx1trjPCJIfGSjxrBaveAotSHhSBYkCFzZPH4pOpDvgb47A3TiS1X5KpBq1dbIrI3JpKVNfmk/iZ1pfLM7ZiPtq0ZJk9MJqVibInjNmkuTtYULWnVSW6w7e5kzdawgg09t2lrv4q9BZtBEu4+1oVaL7BORdttWpx/XB/UvMWfiVDQjs0kXnCGw5uRNmHt+XCG6XNkx7NzV3kLA6qg/nKX/4v7uJvHoX5UotpUWD+dt8m1brchjC14cBp0akfWTAFJoADbeQKPWRxvyfYPHtmt0IA3bBwt0aXwGxp7SI+aJqZJk5aVmvKZ9Yn4EwJU3Do2gPPTF4YtEJpXdXUnT8rMXk7ak1kVLjmHj1j7w3jJwUYnZt/R7hIZ+vJXnAvTCDeMUeLFoUPesjvmsy+dJlqGhgOmVV/Q/Tp2ViGuS/0gTOe2G35oq0lN+haGhlfwF4dq30AlzzNRLJKai+8l87qasxE1514H6NzA6IBLmZH72rN9eDBGDoJ5f6betrHsCd9NJlfzeqe7vGJKnCYmywyrYGjtmvoS4Iv2u9+ain0Kev+32iRvhCn5YP2Eog9Kak5YvfxAjIMbHRRnUt2k6xpbKrJCW+98BrELNrSh0vdF5Dkx5U2ZPqZJeoVf9ePwVcjbtUoMS1OVPFPW6GHHiKQ/WyTdDysN6161r8NBYssq7kdCEKxXkUY25meF1kAL2DKLKrWNcBf2VUGh2ES88dzV1i19kiOB/FSZCUtl61h0WbfE53seQATQwBRsnpa3ff1z+XXzp3CFG5dSjIImKEDw44dkIL9yAvkd4TcE4UCFDAUiOUJQ4MSGBRdGTCjRYEeCBytS1BjxCEOKDMtBTOkxZEGFSIZIhClwyMSSGx0SnFkxIUSDEHdyXPgPo8KNNz//XiToUyFImiT/oczYUOhChU03mkzosuORfzJNYtUocyvEsAwnhqVJ8KFOo2xFGgUp823Ngk5L6mw5UOvThgevCnRaUOVUihJ9HnQKNCLTrTZ7CkVLkqrFin1tsi36WCdEo4JdUrQ5mSNIqQ4RWra4muteoEa17ix8E2Tdp21BIzWp9TPLm3x7cmUbc+rLrVO5HhQJODVan3pB1v7Iuzhjqh0zxmXZV6jRwKCVE9YIe+2/BwPs2YOXnn37ClXgkZCRAAYTfef+/VOXn39///8BDFDAAQks0MADEUxQwQUZbNDBByGMUMIJKQRQMYPKKWcdKirs8ECeUBMppqtEEkq0/9KOQyglii6cirmMTOsIMBSN82kyqc7aKKqGkFIRoaWyKiu1vzAq8jPvljrst+NsQ4Ioi8iiTEW1khKRrJf+cYqsg3bDSDbKgJSNKB+f4vKz8MJ7a8iFrEyRI8+S9Esln4Jjc0jVHJtrtMZQYzMwkVB7KCcbPbpJroL0yo7MpHJE0siTNKpJL8/Gwk7IOscDrk/siMMpRdZmWgkn4wIFzSHr7IRTSi0vesm4GHtUs0RFQZupLYuYA7Ips6JUMqO3eixuLMvggswsrog7diunlIvNsl+34igv7ED6Zx/12FtPW2yrGGAA+eagTx998sPPw3PRTVfdddlt19133b1Qw/9yaOAQXg/TspS2H9EyETcbl+IyNSBHJazEZ5/jd2CcZmX4R5ZQgzXa6y4MeMgROxqROM046hhRXCkdU1BMFXPs09NwYmhMyXjMbWFLJxuJqCGYbZnRT+3EaicZf8yXJIJdtTQkYg+dabi7vtorU07zIxUrhb7qi0y8NKotOKRIhLFVRDXt9ym46OwxVCERc0svaTv19M3QtCZO4J1H0pRYTz/TzGo9JyYvM9X4+QdrL40LbE9Hj0uUJ7WKjLurgYjy+DcU70pxcYSoLDzrriAVODfPNtY08ZG8UmA9bNsrPT0gXMiggRdomKLce2GPXfbZaa/d9gozy3DDcm5/8CL/O0N7jvNN03z4WVOLsru4jg2ltOZfpd1J0M9QVlSvfakH8adNP8ftsjuVtSxp4qDktGeYOisyPK1mXusotxqz7PmksBoTNKlEMww4QOEezFQ4j3Ql9QkNO5opDHUuoyvGQKpv4nlbA4PWosTkTFGd0ox4mkOWyRyKU9JKDtf+5BentUxqlrELZr7WM+QMbThCEdjItEI+TS2HcmFym19SFRflfS2GVSvT4XQ2hKRBayXM0dyNXGJBvyzGYjFUDrBQg5nDeEqF1uPJnwTFJcR05B8KKN22tjWA9azgB6lLQAvMZa7erZGNbXTjG+FIIBkdIUP1iuOH5DW0Ib3IcFTL/wkUaVZD7x0vRlOsEp/0B7xhpc9+K/Gg12pILQwqaTJPlKEjB+UljBxkRx47jlb8JziYMamBArzNKS/oHDf5xG9ra87+HsOTC3FQRqeJTpnoJL1jlQ1anaoWTw45MbThpHgTc5jkwuLKAqYoV3WqGJEMthdW6e871/sZMP3ky/sdc0YRO8pIWvQ9Mn2sT6CaTadOw5rCmcpRogIYFqW0qc5hcFmfwyFZ4EcqzvzvgjwCVBSH1b7HFKaZVAuPNf11ESGKjnSmU4+34HGDAaSuAQdwnX7umFGNbpSjHXWQvHa3Do8CiIHmi1IS64mjLaKyVlD8zbTYGctXisWIelzSd//0NazQqFNumpHV8h5GQiLhVIgn218AoSQ1jJmtgdici53y1znouMggK7vmBT12sxTi6GETTBz9chLWNSGUhX0bGd+4tqnGZYxu2+lOpSSWlPFsrDe7GmeNBnarDvaSL2fqktMYmL9n7eh4fz1Y5wp5lb7gJX/GExrHInWcg2KKqYpzoWFYA5ms6VAqT6zKn3Z0TLwCiy62AosP7RJW9BXpWL9p1vd0I6XS9s2L6QFjQ9lzgxv4IAMZOAANXjdS4Q6XuMW1nbw0RAXgGtdrmnOlqBKVS4qJhzx9OtvQGJOs0xpuioikq9EytlYPEkx42JmbrqLlM8Dgb5PXGRFB1hr/nvSGVVlZSehTWum5XG32iilCnECyBK19fnaXvikSWEeZGbLhMIGB8tpLEsObMP2qXwfsG6q6BK0qxaxS1cFUepNFGfy5Fjkm+lQ+fTik/GUuJIY9DZW8I87GmpdWgjLaa1ZKwx7ZZTXkVVOp9GgmRBorssALTNoo15CzECxKksqwXFeoZJkaj1JXzKom12kkgH64i7htz7bScwAdpM63y1WjcdGcZjWv2UG5y1A57FVchcYTq4IzW9bOeragtZaKwjEmZR5CIlXGtIouy3DQcvzJsriKYL/T8oNhglOoXaqYfkFRY9cWnSdZuMTBOWgyJ7aS0K4PveBF63wNFcnI/0hZy7fsFGy6S6lEixBi2mGfN19Uvkv9jMeSvO5JT/TnJZ7vNWvhmzWzo5r0icVSoQQdckgdKLfExs8XlA5mIxMsNTGmx8DZ9kr1J71ZQSZKSVUemgo1kqrQipTe8WVnKxXIZjJ1wna2saePGTkWAZih2AJztipgD/n0lg2/DS6bEZ5whSMcpPSKM3G3WzfSkK3K2Vks+A7cbZScJtJcgQwsxY28zphQMo0tnq9wAz8D/pEu/cpXVRa4PSehMLvMaxnfpFhKN+FqwSzNW2qeFOyJFcZHceIVomTtI1dbxDqblV+o/VxPiD2t1pNOcqWyps2RpY+tpBTMxCOrxWb7E//WSlZgWEf2wrgJrGbFOyjTW1JdbmvYKnSmalrHAz8HPztwCcPnd/AE86bCHZtmyR6tM1nTQ5JVys3k4UBp0nd6Ri9uNzq8rbrs0H97a+C9tejBFx560Y8+o8jdkEiN+7IXFdK6TL+gWMAb1TMF9ZUiJq/L6LZvDovvsiJCfKKqWZZ/FhiHPF9cwhpnHLD9XIMTXjFaQgtlhe2wNk++tTiP7dc1GV+mT5Rna9JNc+3FTFnrQxaT+cy49359waqC5Xc0F23o4jtm647RYC65OMNZx7ls1dzVpyLEcKYqqiRocobJbCzV8KKSQMQ5TGzlrueGYuyT5Aqmjgrcym1RfM3/I07IVHwPtgANn/iF2Uhl37CJYR7nnFQr3Qaji25rdGzLHgZAC+DBBIxgC/RhCloH9EivB33wB2HHzdbBjlLPatznVXZOhKaoyl7outypnjApRoiEAJOHwlrKtDCs28DiTZSv7qSI3ChDTz6wvaTFflINsiCM1taGp8yKZbhkfjptxSbwK6YFUoJie05F+kQQ/4wNq4RGKtJi32IvRArLA9epnU7lIljlSfYC/iKFf5KsN1pixfpEgkLkNIbIsXTmcuJJcmYrTawNllZtSVov7iwFsgboMICCfPiH/HxKapJG7F7NfXwEpyLncKBMCnFmiKhGUoIEUkam7nzmfFrM/3J2Qu30Du6Ewm/uaVkYYhBg8MuyZQC2oQpMAAeZYApygAl4EAi98RvBUUKQC854x7jiZEVSxux+44ZcZruMqdeIscQchS5UTLGCRN3yo2/sZ758sa0UMX6wrs92SGu+hx6rTGV8cVLARFXkq4BuRSLsB2P8qb+6wms4hunWqqwMUMUaz8NowrMWpuO6xH+oKGju7X4cp9h07fL2pCIdxtzuRHlIBAmb7OfSUB+TD8DywwTzonkogj8U6LKEqGkED5v06YAaBtxwLKjSInAwB6i+yVOspgINh+rmjiUu0n2m43B+YuX+77UwiVTEDnneh2ueSpbwEIUa7RTBr6RIgv8djygiMOEFs8UetEALZPAG9IEJ+PIcyOUfziwcBXMwCXNA9mYdHA7NJMcTX+6aAOlzepFrZMgD60bA+CK6uuubIINLWglPqlClWtJyhCmBgqV6MCnJmq+qGsvllHBriA7JhGhaGC1fXC+ojiYAC4IRlankyseuqkK+BsNROMyn9q14ZtFo7HHsyCTE6hCBRiILsS9jgq2H+oRzKIkw8hEU37KfFAn4wIq7hMUwQE2VysYATdJfDBK2pGaLvsR8lFFOVq4o2At4mklvgmdNoOJz/slSrKoYqwtmAuzmfsgCoSlWisXYKE6vwkkRC4MtyuEBusV0YHA98NIG1+EHImD/B3KgGwuzQz0UHJGLChATzW4ITWJGlBxL9z6uDu1s6EzQlaYNiE7kcvqi4jbOz6Rruo7GVgiSR7hjGHmGCo2CGdlx3GYUOUtKwZKGVKQLgACxQTMrtOgz2S5GyzYlDaOtBPlL0RQFK7zqFs3r1fyw3ZhKZ+opfeCiS+kEBY9wRvMup/ZOYczQgz5ng7oOJJljHvVTmOTuAwURhNhyasAkJkfletbG967NRSqHTkzUPb1pNHSPOPUHb9ItD6cFyYoTZYzzEakCccY02zAwxiRiLv2toSbUHmxgDmQgA15gB/4yMD80VmV19GRkXohQHHEyQ7xiTXFzTQkFNwEwIxiC/06I9SmOpb6EldWAtViHNcp4ldWatVih1dGirFeNtVp/FVmrVU6uTluztVud1dG8dVqV9Vl/dUx8FVx/9VqjVVmTNVmbdVuBdc6sdYXiFTnqq12V5V7p9Xf2lcHwlVutlV8Dllv1VcrM9VrBVWCPFVvJ9V/jdV2LCmINVmGDdV6ZNVjTVV3ttSHaJ12/VV7pFVkjtl8v1mFphSGioATW6SSuJRpjMAarQOBWlVV3gBsBc1Z1dmcVbm/gbEQ75DwUgGVFhsl+R59sU3Go9TqAZz+XlvagtjKWdt34ZC0dbfgy0119RhKfFlWwjDuL7WmDCsm0h2vddb3E9R8fhWmLTP8pmlZ73DZxCNSeWkZslSLDfge87HZqTxBQ+GNvh2fOslZsnTZvr9ZK6dZws/b/7lZut4Zvd4Yk97ZudZJaC9dyLUdKo/Zww3Vz9xYSzXZpV7H2JtfsqvRIOvafhKIRhHY1VKkcaqtUY/ah7EEHVqcFaIAJ0ohnebd3i8v0bjVCkIB3SsAe+iEf+gEFkrcf5OEZlLcfnmF5lVd55QF6pxd6l9d6+0F6k7d6n5d7tXd7n/d6ybd7r1d85WF6q9d5wTd6x1d8t5d91Td6sVd+ufd63Td72Vd7USB977d67xd83/d881d7C7h/35d+z7d8lbeAFfh/GRh+39d7A7h8mbf/fr93fx1YgON3e5fXff3XgunXfj34fCHYfCs4e034gckXgKPXfgdYekNYf7+3hlVYgjk4hQm4gfG3hZ83fy34hwMYg7kXiFP4hW0YgN83ez04fPtXh+EXe+PXhoPYiaG4ilk4h4X4e294i1EYf7v4hrF3gXEYgZnYi2M4grlYjbt4hleYjNU3go34guWheiuAZd+WtmD2VNMj4DDBCIwgB3PgomDVdw35kN2ILt6MCspRQoIAIv5hA1BgDbAgBvIhH7Kgki85ky35kj35k0E5lEV5lEm5lE3Zkzn5lE85k9cAlVUZlLPglTe5ktcAH2T5lnHZlFk5l3k5lDO5l1U5/5aBeZhXmZZF+ZeJOZlJ2ZaVuZmd+ZllWZiheZqpuZqtuZqlmZQpeQ36gQUGAI9r0SFqC8xOFR7eowTqYVzGZXcRuZ3duXcabggVk21p73Kf1mkjrTeytmE6tYLsWXWV6J5rYm7pucMgkW8Tl2nHR2Tt1gR/Zx9rJbXU7cA4F74eZrUUN272055Lt+gGmmw7rqMNd+04F6FFWmkvmnATt3A52rL0SD/NtKAxNzU5uqUbOqE1GpygtqV5mm45eppk+nCPB3NVOm77+Z7vcTYpwwU1r3S8BRP+YVzy41XfuaqtOghlQncYGc28b28u6328mucEKI8eRjpmsp4YjUkyU/8Eu4Me2akA9bAl8mgTrcw8S0uzLiuPaoooWAUkD2mu3eRjnAQkJaemOCNrupoj+Hoxt+SwXWaWwPoT9Q1K9maszgepkiKPGhuyKQ88FgdPP5vleO7tIKurz3S0YwkkzZQqsZLnTFKTZtLETrss0e1F2iqs6RG1GxuuFye2CyV6zhrQpE3BVJtnADu2P86zFOyxy0myBShNa/uweXsTSzullZtqFZJbM++2YhAG9yGqL2pDc/aqybu80aW06ujhhstrsc2epDWww2aY0K/IWOakDNBO0yZsCaiu2lqcuuqqOFJyEycuA1AkihaG4PZX9WzKmgqbgC2F4qY3nsN+Sqv/vgAFqPHO0SbwalDTwBLxmrgShyoOAM2CwEVDWmcMP+GWp8rnxLkV+MYJ8uhJotWEsgdMKTjxx+qEFNePAxl2aarUCnHTcD5sPQXJyPZTEpE2o0vq1dZ0X1jrw/91xxGPFkf8WfS5bjZcEjXGg9I6PP6BVCVUQm8gqv8SZwvZvNV8zRWk4URUMSFVNmXjIcbSkVzvDIfxOLU</text:p>
      <text:p text:style-name="Standard">ccRCIvTgOydUiw240VEZ3wjKmZlrrxgRJY2TOOjypLTopbLWoJw2MPC8zL6KCl1LLyUyS0dExkE4r09cx7kTy/m7UJ3tyY2LIkHhjl+qvTrpErq7E6Hb7eHQPcLRpJHW9PENM0Zun/72QZdV4pQ4/vEU0/VIE0AFHvSu9bRDzkFzx5tYJ3VAnmjU2LlHs3Co6TrZ9JpC06+VudEV+HcqtJtejC1RTWpKwUsL8xATBctjdBt6B49N5yW0nE0TMo1u4W3aroMyn4C8Jmc0FfuARBHjVW7iGus8asrO9boq0fNy8TbZAJcq1XLJeJhQPRmr3CWkJCXmQRMe1Ay0HVbEzfk+frUhJMSEg2sar6KCfLSSYcYBELqjXmnJXD0SmiVVaCPdEE1U+TnKojmp+PvugiWmFrjIBlRIhZul9KsbxcAVPsdsAfE2Ck4oO1OZKcftCfrwuB8poCcPnwi5o6E0L1KVrvsOw3P+YAEWz2gpoyLLqpQZwlNZ/qPapsAJti9GRhOhlv+iL0OO7pfof0JzgCb/w/2Mctzr1XE6HkIopJyUrKYg1xbT1EobHsupxWKvpvT7qaYizjsLwhA7dQtDpgM9G6ibo6uLu0RqFBtxTOjMuQOnx8lRSkXOIPo5lVP9pgLu3/44WV82m9u0kASe7iwVltquHgMT8jEyRwgmy94lN2T4Rl2KEDKrB0uY0uedZGOulhWRTzS/VJD6Kjkb0UXLH+IQUpfDixGL3NEzSMrDpZ/+sOd1T1s+0ss7KqYuc2I/98gljahwg+PErN0QgPyRHEBpEqFDgEYFIDBaMyNDgwof/FNj/2wjPXkeOHjduvPFvSo5///ShPIeypcuXMGPKnEmzps2bOHPq3Mmzp8+fQIMKHUq0aMxyAweuK0eDitGnOCEKLIi04MGJ/CY+pDqVX0KIVodE/BrxoNSHZY9otaqQbdeGEat65Yo2q1e7SLAW3Oo1b1eCFvEmFQjYrmG7gCPqvTvXLEOyQzBKZKy469u+Zh+qLXtw6z/DQ5CmNazwoVmrie2a5vePq9asFM2Ctuz3slXVYg1WTVvbsNqpY/tq9k1XqvGwEId3Dsz2K1mHA28vvkoRtdXNpPcarMu3MsLcsC0+RAp98NWEe6+DX+y3oWDOdWN/72oaq+my6TvfFr98/2HSwhWVJhhXZomWlHew8TXgaWBJhJ9sxzHm24MHOhTcV5nhdZtc/UF41V25mYbUbwlKV11b5q2WkHMQ/YNJRx+BJFJI9phTkkr/sJQjVDz26OOPQAYp5JBEEvlYOeVQsVSRPKLIGXnj6RYeX+QJR5iEkSWlnV/YWcTZY5jVJ+FzUmE1GmPPwRdcgSl2ONabdW0np5ajiUkZaxWuWaGBYqKXoVwIfVbRdrFVmZl9c8aV1T+rUXhXd1/xmRxvnZVFKWbmGSifiLKZiWGZfGmmaH+jJqiQew7txdmklJm2mqGrDvYcYBiOCN2lKz5YXaoSShVbmMldWemjfb02HFYGgv8XJ1pksqmpRLZa1uaH5SWH3GSDkQfnXXC9muGFpXE1apWvWXjZlVutWSVF9c0XLbvAGfclpsqRChm1IbL2QBUDaEFjSDHaM8A+KeF40o5MJqzwwgw37PDDRSElcTnrNAUxUHiJShhW5nELIXkcswnhV9c9udyKXrqlKaIronaXgQZONVyVkjanq8d1bemnpJTm9ubJnz06UWhzemzocquixSihJN6GXpzantbQP6fKquiuR5uLIoah/vzbmk6D6PF2iEppK7u7CqvlX15yK661YKbaLZfBckUzfRHGy5uqFuXL6aYCDlebe1WS6Gdt7cpmKNcPFianWKtpFxlcCfb/5xq3ZLUcLJiFn1uZsHlhWC5nPicq5WC1Tf5yWJSe+tt9qy1UXH9yjdit1OZtrTa5SLgIo0gB/24PwfrgqKOOFyev/PLMN+98TUciqeTzOK2pWKONmQqd6OCSGC6ltdLGuuAKvu72RbJblp6ls4F2JqK5TTfWbbrynWHOwLWm2Jl0YkeixH2r0KK+My+FcGg+0LHf2hKYIV4xLXSfCxnHguMWEJVFND7jjvbc5qe3xI5TDrxSQ6pSvtE47i376Y1jmjMZAC2rUiz6WmA2o7H2bM82+2PMbv5nJv9gZjRZulLJgNOow1HGU/5hlrw+9Sv1BUs/xklNuFilnT9JZCud/7uXgu5WoTjRbk4VBFSuYleikWGrMASSWW9KFT6B/OMBA5ARwGYkMIJNAUfGo54e98jHPvrxJwCkGMXU8ceYZM5j7tHTXBpnLvrJ0Fz0yhihHIQz9n2OcoX7WWbmli2tje6GnMKQgKAUQLQMDWdLa5205sWgrJCSLkHj1X3QJyW0vSxjv4JUiAa1H9SJCmUoA4/tNlSeIpZrWMY5pKk25KkzIahUp2QVJ39JrHV96lYaCkyDugce2YQyfg1hogbblkTE4KyHitLKg+Kjoqq5ymjXOpnTIHdL29mLlmGLopzg9chmBSh7ohFdr2aZxhGGpzSfi9ykmGjBYRnqoZiyEv/rLEOef+zjXwGb4/AKhhImrKSQIA2pSEcKsf8gAUkWI2l5lHXKuuzGXLOUytFytaApIdNKDdok+RrUNZiiqnOKmxN5SCifjhGoNzC7aRFbhFBeBdRConKZCLGpvzS9Tpje3M+13vk2L6pJOJeKVTxBRsuDllE2CMwKymR2FovAqk8huo6EKrJU1XRIoDZEzBA5xCKGUCVsg5OSKT3UNt7YKTdQ8gsXyxQs5ciVbXrq5kST5VYYTvCaqWvrcsqF1byk9aXdqRt0opWfDjXmRP6rolrjtU+K4o5DfNOggtRWEaeRjk3UpEpGPhIj4YlkYCk5WB5JStziGve4QQlkkpb/RFIjRjROblkWBUl7oK2eDkLrk+mj0trNsxknPIdpT3aDuJZYeXM2T6VN+aSzJykNIWjqiZVfLeMt+lTmCEu7IfsiB7UNPss9JENXdHw4OckN+GodGxUBiXUnzbCQdFGTIe8ixz7tFkqupYpaxiaKuWNeMkXrbB3shJUvC46xMWj0mmAkVBgS0vaUAWLR+YY5LIUakDlMM0y0tGXM7+aLf4PBsLAgNbjXwOtDkoqpY4YVG2bdl42KjDCMg4rGUEHxwLFjZUQyQseMCs+Ow0UecsdM5jIjN5BLSelIH2xOOAlofghKXzjPkuF6tjU/8mWcYKJEQ8zRzasilG6fD/cp/5vlDplHK9ltBCXAMaawvZW7YIs2Rq2zYeezlU0g7KKbPnlqU0+L041qSVTdXH4IfLmLKZUaiVA+P45QyOlglBCptRkeSsDhUWAkL0dfNrmHw+WsMKAGTGfaPbZzbhlN0lpLTwYBJqAfThc+EUjB4HwvU1Mlb5O9BMLyzLnWUSWWdu6DHP4dcK2UQ5M5K1vhJYPOwQMezm4x+q/fEi/MZs63vvfdx/8gaR1UKAdx1+Q9J/LUQ7Yz3DZj+lfGgg51cutTQtXHytZaW2P8+VxO3zlUafkpy8KhJ+IC9UHsaldFktzsxhgVxnP1CqLutZQMXVrFwSrKu4RDlsqQyJ8ucf/HO1JVza9+VsVVTfnG6PtqBTEO75hhh3e1BquFQnag51yLrpTyLrwvzm3fePzIL01KP7VHWdmSMzDpjrdNv9Uq1lK6P/FRt6JCe+DTntquynI31mDav5Rv+EOZ02QaxR46Xik7ZLvishxB8mWOIkzM/I685CefsMeclClOae5r7Sx2xq41ukfucESpbeUngqdUt7yaq9oS9mNRqMCAh2Gta9NxECO53MXkDNVcWTmsejDvKnfP7hVZ7ZsSpC3zCSuo/NPEXnFpOgt0/iylOHXT3qnNjdGcr7ZbLgXhx51BlufnqN/QwCT2huztzazHhDmVb1Js83PMiNcNccSel1r/tG0oqqp4fvvfkmgiMnjbdnjAMjKktxg1tBa+Am+QxGJRxzWqgj0/h3Yf00Delj1sR0ThVXXFknRb5Du8VW8zAlz6MAUfhTCUl4IquIJGgWbLNXCH4UOQ1GxQZ20JVFs+hFmzpBhitD3N0U2k1kTwUV1WNCh9FUBARGIx904OaDSixhrY01ioJmIsVCBL42RBdCFs0zYaFH8z01ZNV3VbMklHE2O3I1ePdETPsWrYRC2BkzY7KFEpMmVxJzInA16RsjbFZ0veQjoLlhpedSyXMXNPCF4d2H6Po3EPxULGJHN584RrZIi811ODhSmKJYADJR815x9jOCxmojoCFWAV/0YX0WROwxFgphRjpNE0tzQ2tkI/JaMiUvVG/NJlc/QRYIYSBwN5LNiLvviLM6FcFZN5I3UlAPQbqeFIrCKI0saFCBWBT6hkceeIe8MmWWI+McNmM4RqiRFuiYQZKaROpMIYVPcZtoJuDpRJMdgtVqE/qxRa7bFqCuQkrQR0hEUaVkRMREM2BldUhNdK8PcpHBIt22RXHKg6T1R3F2g+7ZI4kdRreFh0bdKNn7ZeZaJJXnR3Q5Y0l0QyFydphSFKvBeLU2J/HJJjVrOD0IWIBnkRyfYp9ZJOwVF2XcdwkMRxdrdngXZqQjZQnIY0DGIyrKWOBSl8L6JRdGRvjudRKP8IjE75lL7ob9KzDsTVK/cYSrnGfO52YoVmdFd2h8kShkLHH1pJIc5xW8+mY2zRk+92PrInNpLkWUokMfBVPz/UUDbTY50RNGcpbcqhZHM4iD/0OsqGHrXXjETHNKfXSad4W7+ENu2UcurEhM2yYgW3LqkHj5KIK+LFZCAUG1nCaxD3VBk0d5DkdKP0clMRM7U3ROr2aISZaW1FfMYomwCyWlDUZPvDTsknNESUQfjoRSq5JbNDM58Ihs4UO2wGZ5WCKEf2ZuMxPkqYWJu4HP8wCMFzizTCBcGliycIleAZnpLngmomUhkUgaq4ZN8kbtcUPyB2hEhjXc3HPm9zjg3/1UEmRoEwmYOKdYNex24J2Uso4kaLpVDSZVRpFRyMMi/EhGBRYpw19l0S2EoSiDirOFVdl3/uKUphA4twp56TwUaLdIQC8knBiTNiBz+ng3Jf0pgQEnrZwzFkZIiyiDsoRFYMFH4CaaN0BaLWFFgu1YrWIi0NFH/oN0kKVUtPlBbGwlgUKUOstB4A9lgDmJuqE2oyehgsspY5JZurAitDxC4T8Ub9klFJWUc3ghLBgBKEJJ5u+qZkNkbLJXAqlZOxpoBexDGls0jVgkychqOuE2KECUJNk0PCuW2yF2DyB47eRkxVl1k/SnihhRSCAju2FJQsRj8b+V56xZKGsx6r/1STkFNiTVUzStoQLFNijhNbbdVxuiluWQWOYKORt1JweVd4nYeo30eOUNaclNaM3OeEvhcff+Vm4FQtPMZtZnguweRTOdodBIKG81RpfFMRUPIazXRQTFSfLbSk8jKqVmlDDiYgiAg453FapKZNIaeFMvclTeotxydYxDZfu2YcvsN42omLS/mdcNqv/gpS5EmMIiVKE+ghoHlIMeRNhTIbW6ors9RT8hKDi8l265cls4pU2cMlDjqOuScezeZwehI0mWU4BlWKtgKheMJQBdJDpwl3qKplxKZV8RJqEXp3imqt5eSeVzSk2xYzysaBkkoh5Kqo5mFghfdjMoZA3v8Xh3yqLB9miWKDch43VbUjrwGkQ2MjaSslf44YommikHNVLVA6NiA3JnRTLR/7NQz5aZZlcX3znKVVLbo6RjiolcgIa9hUHdcUne84IdU3Z7QYR2dKR8BlEt7ZlP+auIrrPMr1gnUKYIaldlL7ooCHHyOGmtikRNI2k+NWmwL2sNmhsKXTbSp2scgpo37lh+ZDOQXRGq04ivd0aJ1qELt3SwxYHnKhZ6mjYnD5qDjlZL03pJmrJ6FSNv8hWm4yIYToqOWmRGbFKu+RvIB5a/44YvN4kyfDpPGShwrWLL1EcQNmT8oYm+AETFt4vCgHcux0Wpd1n2hjsVcWeNSxafL/Nb9gIib/tHoyRqpgVRzAehh8c45U5z8ZIpFpyLUPeynwxBpH+TsO/C/EY4L/wJS8uLgWfMEMI4zlGVIAAn2a2p/9OTn/Qxv4eD6o6IeJoqmSlTtxtah8pn6axTdV6DfZJEQaV4ADeLcLij4oQy5tpyXXVCmf0SUTRITuFmvZKzdIQ0aXFWK09DMatytFtb5407XNVrdVE34iI04J1DmBI6+mSTQISUE/5Kh3eDOkhiwNmI5y0mcABDn8sypxs6dY+7Ye8mjz1Z/MMlFDSFZDGIO+aWotmW7H2CtcumzShmFCtpJyhrdYlzI9i3jraz2rw2BVzKh8smj70i+DCxKF/4tvGBzKoswkyhVwVFmnWBsl/JSDlCu3wDRFkQiTnUVs/zhrF7TI55NnVyaXahJaOaMuZFnL90OkDhE0qyotz8KlCtsx7riRmeiiETYyLIVWO9O7IbNWLpTK2mGfXgjCahSgLCpxO9lpt0k4+OhZ7kOOrYwyGElbX6OAOCdjIHZUIaqpOuZJhFd0aCiuNrw9/Ukr4ZVlZlxDF0onVoJB5+VccRNZeuM/JlQhTkstVgdFedhOXDNJI2o6wVI4HqqxhTU0ufS958wa+6AFD/zAInFvh1vBo9zSLk0UAVuVpupMleOXKSp/jyahcmjQr3ldjeSbyZRDcpKWSUS83USxQP9Jael1Wzx5cwfiurXpiONmmk3FTHjyYnBTz7XKU0LYWK4JQzOJL9eVLxPbUketsBokjnERMlEDWCLsbUsrSQpXM5L2yunHp+lCas7baeYykCWMYm1XsCHkWrRngESMTV9Nzb40ctnGxiRcaF2XNjhFH+LI0cOLY0C5U9sVhbyJHNAGbDwGjX8xmbirgfXljccLx8SieJ3sySr9eC8d27ItFMIYcFXpOVRiP/HYt/11t29TTsss1Mb5Yb/yikF9s7/qhjBJN8yJtxHiLmdsyBLxDzGTY4sJm15HbZW6biV0TQhNy3RzspdRjeJhlmy0S2jtrbUZbv45uTk6H7lizxr/2bB2+8cKvGJD9q1op4NzBluidSF7qmDnOnUgaYE3mVfC8lR5CCyYuR9p3ddb3KNk49TPipYsG9CWFKMLdtGGeCIOojFxa1qOiop6SqtIqMUe+U5f6rUY3TsKcNJIuRGvTcGzXeM2nhONu8EgxZguN8xZDKasJpvowbr08tVefIq6fca4F5PFdL54BVVDpDFkZHOWGmh8OZL8OZd8PI6S0U/+KHR2YtEziKmCE4ugyuELVkqOmcQoVFk/lmv/RJC6vBWam2xQFZzofLcZDdgi1Llxo9SHfBFaq0qgJFeOtM+mQ9SyhilUd9T2iJstY23q5OB8/WxnbU7ofbw9h3Wk//YuagMs/VksfynH9rzQBIKZcThOj1nRq6hl5XXaVBQd1zkAZgo8IVG4B7OLN77rvA4T/gZwzFWMjOo6nSeJarWbUmVbr9Khk91Gwz6Oi7m65XJ+uxkeCG0p9kHJPYTccJzTxKaoC6qpucuRrrl1HuO65P2YF0m1smm8+NNtEF7G5c3OSgx1fGo264iI9UFu2TuGdLxt8IsuAypA4PXlG+pukyLf67l69uVUPFo5UdNEhxNEaNWgrEpoe/43HeNwH7Rg/CeDdLuNOXq8FPJWCxI+7qqf2yfauYq/8D4iLLOklZnTi2NgCdZB8PK9b2TrKD0juTjB/NrrQl/jOS6wIf+Ff8k6s9VHs4TcKaS3qCv7bhMnQ8SU6m0oK/thKGjYirEVNnEdxIWc9cQE1QQ5h1EcdQPPaMvNXmslyzm1275Ga1X+aDrjlch3K/MUuep1O74KdjmFozMzhslaQe7eJqdYOUUu6vdc5mi1Qg1/7x6UvMQyrv8ZxmvMdqq14n8M0lJ+qcHN4pAtdeCmcaAY+XnnwyDSmJrjhdhF5OfFMQekxBGEqvcuMUVnRH8O84pJZyhzr7U+RwPAncVzgiw99MYvyrVNp8UIQiaCrELGM3y+fgzKqJyILV/LebEHpQqkxku/ZF+1q18LF7H4ehQ+ZEMsc6dHwFSdfQhCEPnlcj7/q5PR/MULRIgeOZa6nyHmKHIZB6CQBBBIhvBDwq8cP4QIyw3kxzDhwSMNCSJkGJFgxIMFCyZEcsThwYEQJXZEWHCIyYsaBwq8WNJiR438Im48OPGkzJYDI1qsWfPIRpkwcSL0SHLmzZsFZ/5sOTIoUYNRPRJkWFAkTIZDmN6UWrLq0JA6N2Jc+TKrUpQNa+qk6hJoTJITn7pMuXIiUIdMJ5KVuzBoRK0xd1blKXdqRotllcrlKPHh0Il++1Kkm3DkvwcD7G2GZ69z582h7e37p0/fv385UKtD3dr1a9ixZc+mXdv2bdy5de/m3dv3b+DBhQ8nXjz2QeTl1pWjYtw5/+6minFmtFsSKkPJG/HSJNpR7GORS9Hi3NnWcna5cRNHXWzQrkXyYffObTl15tC1lIXCH7n+31iW4rOsPapeSsgi+P656KTy8vsJQcok0usnu4DSS6mV8rIOp5uuqo4upoxisLsJsTsQK44e5Mq68khazEKJICLMMevikupFDnEaa760ciRwKh3PswlArxSyLMSiGqvowMpy9GmvjbIyLCrrHJqLqfsqE+kmvRJCysgIsWSsppZ2tHFL+NjC0DuojARsrowkbAhG+N5iMqboKLtwKI34IymwN5EbUE4WG4vOO6D+weQz0Tjz7NEBSNNHtX+YQO2c5zLVdFNOO/X0U/9QQw1V0HJKpaE5UZ+jqE+oooTqwai4TJGtJNcDyjCHMrTwrQzBo3EwsFht81Yyhbp1wbZgTU+/xNDiL7KyVjXon6NqvKsrqxyKK6nI+FFQW/NcdAoxPFeMbyw1hbRKRys3JI/KDJtV8sCkEOyRykJBqpKuAJOMSzsDuzIxzMW4wjGoitbkcc6UiArJy+70BFMglLKk8sE+WZLMLztZenO8IEmMlkx9c1rPSxwxwlZIfLF8GF9EWz3LLSTbvetDF7W6U67Wbr5RZ33ti3Jdw/61LyUgh+ZvCBnZy6lAfH0C8Ih/cBCN0UZDI22K01K7NFWwwxZ7bLLLNts4mI5Qjor/5c4GbkkjpXQ618YIxPM+l1cmekfJRqSSzHGvjUnB+zg+DOKgHwbcMohh9ZurCzF+k882/2Hr3fJQBhLerib3FkQm5wPryKdUNglHwVp2LMC02aQu2faAEqknyF3SdkKPbaqPaMfiDPI72FmkSboPYRXIc5JD99hG9+RS3GG4JM5yYIbbdHdXYDcEPE6VNUQJvY/ZwzhIz/OlrCeI8aKIv5Jx9zzp8YHcKcAgg76SWss3BPda3eHbEmJD0cgob+mSdhyWon3pi0gN+YcCHnW1RzEqUqWZAmqC8TW3ZVCDG+RgBz1oG1KZClUftI3TihUVMuklTv+jGLAWWEBC1Ycx/7FjHEh+hLkKWclOTAPTsmKEwlgJJVpNSWGECMOqFf6nW6dry+Iu1rHn/aMmGYMaw/YTs6pICWC06pUNwfQsxr2EP+4rkrvuMhXeJWkuS+pRre6kJgSlC405YtzuLAMuMn2pT8BrGL/8NB8XXmspd1QPS4xCRJS56Yl0Y53TAhYxAo1uPvViUHX8xqzFoI+KdpGafpzGvPfczWme/B5qWiKSU8pJRU+xUYe6tSWQOUZZDxsklMRoPQE9pYGOAk3WtFaarlnqH5giYTGNeUxkJtM3KETCctimzNgwaYhCAl6dSqc9hMlkRg9j0xxpaRPA5MdFIerVjqbDoUNuaH4ho//RNIdlsZhNEV90dAy1IDNEFc5zeeVLCOHoeERJ3moxhcmctY6VMqRprHlnMk8WHyO0gh6pdkpLnbHqJysAVQeh1SMVAP2CPjHesHgBeln96KgSGaJRjH6zUcxGMrO5kJRETQElIIV40bYccqJhTBf3BqUh+VkvYW3SoRt3ZEltDrQpa5BCOyRQAQSqE6XqzClkTsbSpDaFYSdryH16NbfoVayBvYxgWTszQdOgpoLDhGZb3fpWuJ4thOs4VVxRUw4k1OQBIkAABOiRjnbQAwQSwMc+jNhNAlpJQYKc07NE+acyFQ</text:p>
      <text:p text:style-name="Standard">0yB9Tq61BCQxGZ52joo+n4IKsWGjUJY5w0khL/XclOLR7NVUD0y7cEQxLAjTOp68TTGUe0WWyVb6jz6hFiZupDK44WShKyEVeTNtm9mGuWHImW+hh2wiD1a4lugtGZKjKz8vzxVpVMT7PG2B4xoQuSUY3LR6EX2hJRtbZdYkqczCmWEZmIiWdk4kKi0E/M8BUE6GhHO9ABAgzkw7BDCMJ7Yhpds2CBAvTAQAUge7wrPeYpJdAACNoBAhGU4HMnAQkW3mAGCuTDQGah6StFN0ATZe9C/xgEaMjqy9H8g2sYJKZdbXxjHOd4N2krFXPWYWOG7MMAFOivGY7R33ak4xgQMIAJxOUunfmKH1EIQnfwSCifOu9dOEKOgf9z/7LkJVdakS2XhJ/mGNKmiE3NQ29l7MmnrQARda2aJ0eUSLk7lox//RPL5Ayo5XbWpY9F8Z+O4EOh9PR5q6HV6pPZIx1nPberReuSKwsDFZAKyatDQbQsb+WvlVprYYZ03F/slLkVrQugpdMoptFMTyPZiWNZvdEBu2S4JZFTq6nUJiBvF0aqKWDI7ThGGnRxDDOkA7CIKICTP6eQ/BnPRzrphwPI0eDJ6E7ScUPIAE7A36ea0R4CSEM1ArABqLVnigVdElat91oSYUYzLjYrpCQVTAzqWN/75reNSbWcusbVKhXwAzmMnAYKSCAAHwgBBNpxjwLsoxyEQzG01PcAA/8IIgAPQGCh1/zVPemES0WdSP5ApheRj6eW8jutfIR3TUW+vEwherWCXhcm0g20Yo+5rT01Bt8a9rp7Bx4YsFRGpf2ciF6yS1+1Hgo8NsbNaISh24R+926ZnW9YL4tzdz8e01tzG9Htcbm6yfcVretpzlLb3LaeMiNpy5fmviXus+CpLtsxr0Zwu8+Dscm/jRElfxXAwF/TgQ4KtCIAAsiFw++BBy4cpAT+EAAC5LFYicIIIf0g8gegqqyQji5AB/nHMzrQDiabwJ/lMIEIHA4AFlhv7NcxiTwFmi7ubtoku4SxL++t1nz3W/jDJ34H50qFicfVWxZAQBrawY0LDED/QVXmRwmssAADDGLi8nqXqwlig/1egOPiUuiGGKrI2nIn8976D2oQLR5D+d2RPfyt3dhcsZ3DiJs/WezAjPWwmZEOyfCqb6EP2MIXg+kdJsmSrSgzuviKFKKfWBEftYMhpfMpc1ozhlq3Ihk9cJrAiIk1PFud7HGK1OkbfSoUfhkQpxs5mwq7hdkcfQo984AuOAodDUlAihAUDwwnTysqhSoMbjmuOPI1+uA2flACCTC4Q4g+mQgCBYkCFhAAA8CEgSA8dJCCNRC05CEaeXCANGgwVzGJQyO1ymmgEXC4EGCBDPmHXkCAdIAADzAB+sq1Fbmlw7EXPnIVZdklRvnD/7JCK0ohphorPkM8REQcFRQSIRuzhw8gh3ZwACygPv4JgjQ5ksuiCGpJPg1gBHK4AAYIgiBAggK8RGX5F+yaju9gEFL8nFYsqV37n0IxEzWLMwhTqI+ARS0znNAxuUtrk3XbkUsUpIJQEDqpI0H5ix6ijhf5iqNjofIoi1UjHeCSD+GSJgSbkeqpDOmyqvQLu+saqNOiL6sLnxAELb6QiiEqohRkJU/7oVcDQVxcM6t7Gg6sqgOEnD/ZLqEilqCTn9UCpGyLGWuitAD5D0cstjfABw0rFLV5NnvAgEjEgjdpm73IH4motmurgKMLEQUxJcoRKCXoBDOohhRQgLtSgP8RQIc08AOO7LVBYTph0SicmSld9BYH6r2s2Zq1IsRE/EmgDEri+Dfk+7G4MgEDyINIzIK82C3yMw8vWazFKgcNgIBPbIEoMCVxoTtpzKSsO5bJMoo3+6Eu6g+BQafZkhvkYowuybt1+qM4GQKbS6BF8x76ehUasae4PJ1O0x9qeqPfMr+aPJgIVBH868gAMrUc8rN+0kN2MSlVuw78+DUDkhWEGUaaA6+pAaC348dsYrqjg8kIjBjfQZo6MhSdKRh165Xs+TQ+VEZxkRWUe7I/Ew8DMZF0cQtFaxf+Q0qHk8Sp9JHgJLw0eIN+oJrGIZfWQIJqawcM0IJZQYjWAJf/aNw+bxEBCkiHDkAB5ESB0+uA4zQIZzmkFMoVYaSu+dFGrOA/BQBE99wMtOqarilEoaxP+7xP2JirgIMrf2i+1BMngSRF/ME81MgrmUClcrABVEAHUKQB4gKg1FG6fUGkenky6bAzXNKd6GGnyVgXQVknUwuYRkKlhBlLP5EXFClB90IhuZSYSIqVdRKUGaHFkoi2G2yahckmp0BAt7BHCG0REGETWhyqQwuc/+NGWumY86iQ9XlM1iEtocDE9lJAIOGKIRwaK2MSVPohHjTHTqO5nJuMkmLS6xkkMxHCc1IjPXGntAAclKsLvXBD/zQALnjIHZWI1iA8epBEjPmy/488TaZyzgpoGqLxhxCAuH2YvRMZgioQAHJIgwtAN0v4NnS4hAdoS/OMEekwnUmKkJ0BI97TyQf6vdJYDfw8VVStT4zpMeSzK9dzKiXws0AaCEM1gxDwBzqq1VzwhyhYAwdItjQ4hmJTg3ZwyZn6k77rtNRcLhmiGzdNmx5NG6DqKr4hj4IBID0KtMwpNVLbCCWyoVOEECXhDrZoF2oBGJqBojviRpXS0Q1dVxG51h6qk0GiGwRUv/mQJ0xsrjIsJ0nCCX+CsH2BlcPpOKT7iN8CI27y1FhKOqVSOagsmW7F1iAdFFsTl1/Mp/Dophv8TKd704xirNozNOixlT/yiP9GEAELQ4BY1cp4+48HCIAkm9liOwZGsIEhUIALQAcI0AB7uACHo4AeiIJ8AENjZQypMNR7GAErpAvSYwiidYB2CDF+iAEQSAMEiD3pDKUMpdFeM6R0XZ3GIgl5e0+ssQe0WqtBTFW2bdvikxyAGyFl4r8HuAB6MMlBiKoxQQhDPYZbRVpDbYc1HAIFO7J2MAPn0wVy8DwNDRgZnD/rQCWwTUYQVEu13EsWyVYtQjp7wY+GAdsdXZoNg7Kv7Rb2icmOjLadk5It9axQG5CEya71VFJpKRYk2dFIK69zVCAvoRpWNLMe/SLza0CrWxeLCd1L0sbRHFdCOyrTFDPYfTv/yjo/0VlezkquAdoTBcxUmLwea3EoyTSU4sUcyUJS7RgiaJ0IS7iANICAEcjbd5ROb9kA9iU25+uvdEAFG0ACBiCFNAABAZAAekgyELCBf/jCjcQSVHyHQy2AQXicOjoCBUiBe2iHD9CAVrgwETAB47klKkrP84IzSUKMdjkJRXkxXwKNrcE3tnJbF35hHOMxH0u+tvIWJUS4GEBfoeEIXcVVZezbW2WxCrCCNEQHAVgDFngHe6DDWvqO8ZQmDJnQOpvAYgzbfIqYozsWBYYMebLd0CHZ8JIz5OyKFc2l312VzDEkuaTFmMijProcDVwl+viSxii1elwzp4AVnwPM/yeSJXhspTzCUX20I9R6r0wyMIGaUmfsF+5yl2oBHAB8pcuZLidpnDJbnsz7I9Z9Ct7dWNO1xgHiYsDLpbgUHMDwyq+yqgcsknKwAAnQBQjoAQYyRk21DEuwAA1AgKkdAX+wAgtAyRZYAHKAABCAAAGogAEwhGf4B86zYKgKFotQ2gLAhIAhF/6zAl0GgQ6wyg+Ah/IpmSizi1XLMjxhx47ylgeoggEwW9GIT9SYTxiOZ3luq7kqB9aAKxYQhGPYzjcT0pLlByDGVdYJ3CDOqyioynY4AXRjQVFLmqygkBd63ubJDnoNOjjZH7aQ0eElqfVAI3+lp1aCirHsRstiy//G6kAI8TlaEWXI2pPjqmN0SZma0t0oNl6Z6L/MhUq3M7QqnhgYvJZOKldP6sj5crpxUhybwdFRUiRdO5HjHUbTxUSk5UrEjBKIrsUL9VTl6Z879cshKcLZ1DIIqdLwbZPxIWe85AcWAIB24OeookF+sAAMSAM+1Qj+JQU3OLxLUACZsIgvDEOo8iKXkGbDIkPO/AkT8AAL6y9+xitBE8EDFJ17+sDAkBbP9JZ9sAct6D2s4YLSWNsWnmfRHu0OWlXl2E9lIr1+uAIz2FXoFUGKMNQ0+FvbIeh3QAgo9AEIQIcTeAC5eWhHWiAJBUFoYRyjqd3N/TXgoR/yjF8qItn/rJrJv6EK13LMCNG5k26Kglysviun/RFHdJXYCJNXHnoSRjYnbRMTHuFWyOW5reU2+0HCNpYKnH4RBtw1M4oV6HLjE8odU3s68eEOW3G5a5zSbJsjV7OSMlRgzxI58zsnQn3LqmKWiXm0hlnRFWKchGmuCpGHKxDc2IOQCPWIKDgCwiMHB+iHmxZFOLgE/lrDKivGI/Aw59SCEWMTwhZb9KkKR+QvRGiGB2hFUX4VBbfwFqq1Xank8RirekPhCZoxGQs+0p5yKhebEPIxt7pppkoHAMDVPSmimgjoyerhoeiB8Fto37JQ0VoXpSEtK6E7IRVXVqkljH3HrpOqoxFZ/4Gc8K67s6me7iKpaJ/5qP+wzIuZKWVlOk27btrbtSg9QpTa4uJGWgNbnUiG7dOsmYdCLrgwrm3kwl7b74Hhum4K3h0UW0tG6WFBrx7xmOqACLDEcIbVVluiHOrUNtcMzfjeH9J5E5WaWMkcpCOotnT427l08HshvEhcg8USiLqFRIXuiDcLVGwrxgJUEBZAAGYzrHJQG+TUlm5HggpoBXJIB0iIVDZ/D26xuAiJrV5PC7IjwJxM4bKKsbRqYfqscn3fd075t9POcrn8QsG1AnRNpKpggRCwVYF+GDHfCN2mB/GT6vV2kqqDGW9sGbVs6jRpRjDhktXKmHVCO6HWwP94Oae8aEUKOWVBl4xuWdPTxLwCMSA3PphbexkzVNTurmSzBNJqmZxVwkBekzmRaZ3pjd7yyxxy2SoUCcs7iijeLSPb+ueOA12fD95Byg8ZKt+h72ixleMrChkXRJaJL1jJgkCmhi0m9cw0AVP1Efgg7pnumhLiBM5Ji9n2NQQuuB0ssLbn3Il9KIAKxl8kK7YkQ1xB0NqOn+BqODgKwAecppxACSMC+Z9Zi5bbbQ8/rLeseXIWznd+/3zQF47jo2Flkk6ET4MOuLzeIXWcEHMwkW3aPoge2O1I7TJb0xacyRLwavlgWaI4E4+Syp20wJ2usPSpZ6VC66FE5hnmJjH/T1UW0Hqt8ZGi4u/e34WQCCzhmEqx8/yzhYEcc8FXFTRsMcWbbMXW8PZjKhZnpTNFSf5vlHJTZYw5UXte6eKe1GH/cLlXW3fXyAUIfvyQCCzH7wjBIQKRHBF4kODAgwofDmwYEWHDiQQh8jOoEOHEjgf5KYSYUKDGIx8LihTJkGNDgxkh+gOQxkE+fv/+xRzJEuHAChjaOVjzj+ODC+hAaPjIUGE/CmkwVBg4ZF8BROTStEvXtV0aXcfSHGsXwp/AfyH59XOQpoOEQ+0kWEiZsKFJiS81thxCEKhAvBaRfCyJkuG/QfDsMW7MeDFkxvv+6cuxU9/Oczs3c+7s+TPo/9CiR5Mubfo06tSqV7Nu7fo17NiyZ382aLscDSo0aPMWrfNfBT/0QHgoQXHh8Yr+QphFa9Dh8naCrBAWaAMEugsbHEbMy3BhQ6CCSc6MONEvyb+BuXOHaDGiyME+nx/PWPF+fOQPQ35n+bCnUyMN8U9g/fVn0EstdbRWeByRdBCBDhFUTkk9OaTSSRWtZRt84fnnEIUdrhQiUBMB5d53QwCGoH1PIaeSRCKu9x1GE17IUYUbDWaRTBVVF9Fz6q0F0UrypQffh9X16JR9VhXIXYX7XYRffvWdxCOI64VEIkoSDmZYYd3NOBKRUwYY5ZP6pUiRjhIu6KZDZx42kkEVfP/QDgQimEBhFOe56OQRQhGFBYFAPRAAPRBogFeEbDlAD1XP/aOAElZUqoQHANxzAgtWvOOPP/aYoGA5/9gjADn3FIBCK+2oisl7LtHJ3o1NWjllfx0q+M8DA9gT2WKONTbAZFNg9o9myPa2LLPNOvsstNFKO+20Lx1RzjrlULEOtbMNUeqh6JAjwADlGHTUewqFyE90Z+00YKn+CJIGAu9IqAEj5JzwQH5MHmZkSXwJSRFebIIk0rezouehYRah5+ODIXKUYXcw/ohRwF3G+eHDBE5sscbpQsThxX4VTKC6ayGJoJseAQklmS+zxCB6G8Fp4YMlItkkmvnlxaaYyDH/6N6R7zkM50UhNRkkSzTmZTLB+x287pyANZymR7n+GDNQz4GpoEvveX2f1vD1iJ+HMAn418JR2oi2zP+tBPFI8sW6Jodk4+qQAoi2I4AlO4055W92tnPFGgOOxAApaYAQw5MMyeNAOx9UBRh7VgCASAH7IPmdizcUcM9cFpQgAgjHAICCcefCHHF8ZcoaY4wZPqezSP9gEqxjwP4qGWXHWqZst8UbfzzyySu//Gwcmpttqcyzxk8MFJgBSj4RukwfS+2ygESjQ7DAHABofdcDBNVcwG/DZRoIo3jr2Y2iT7QjaR53Wd+orvwq748ljMCDtBu5BE0JYlR4VsI2NvGv/34Pmt19jlI/a+VMgbFaD8JMksCNQYxldcuZXsCTq/UgqH1kek91xEM0D8FvZn9JiHpsRBgbZaRJL5QZ/DI0EZlMjC984U6N9AOYE2FpTPQ50QPPgx/6JKxLP3JbCDf4tKZB0WYxqw8GESajIwlMadU5SdaOtiYtpk1hPgBBOyiQBYVEiEZOKhwGbpITjx0BDpdYigaOCBUKtIMqF2oPu0IAATxgwl9s3MkRWNCBdjxOJxsQACLQcQJLRCGJLFLPg36UK5BZsYiGQdKAcPCY3wnLMcQK3k6GlyzpsbKVrnwlLGM5GmshwVzniJ4sSVMBCZCjj1XhD0voo4ROpMMB/f8oVS13kg8+nqVLNkBFdrZzw6hpSIhigtpFTgLDF/0nkxh5IARHdiSRXDJ/+jmbG8vpEwv9SUNHqRkgMYlCDWFyVg8iUJDSRbcnkuyN6DQMi/5ooo3kaGcPfIoVTbS3CvElgBjios2OqDGuhWwhhjkg4TKpq9kN1CJpY6EVPxhAJlp0TgLCYhDjh5+Hha1p+kRRlGDEIaXFaYNH1KR52slDbt4HpOCMH0cCqh83PTFDhmuHHyoAuvKwZCdCIYcU5AGfIRxqOD4oiGHaMpUKkOybgVSV5yaWFpIM4ATVgMQJNlCqI6xBCmnUAE/A5yCKsJSdD/0g/1JSTQtNSli+i4z/PSajjynshAmZySViE6vYxTK2Nc6DHhUauxnEGGSZ6UDHB+yxkzHukB+nQsc9DGACAhGIAc1ARDqauRENcONv5doYTgMYQxOtRUUTtdA3izrBuKnIjcCcaAO7VKIMPbFL+suSACfCExLyb0cvsy399FehRrksQV76EErKCB6aFihjNtrSxobrHxoFyEDg3OjP9nY0lqkTL1AEIAEDFr8WrbOgXUTOlUIIT/dAjT47/dld21MwkDUInCPEKOYGaE6CBo1IDpLJb0kKOgXZLIYtcS9dr4sxN154ITupHlgyy8HkOPVODshCoQiygQs4zgYsFcjkyIEBe3CwQssBK53m//YPE3gABG/pR5cekIJ7pAMBFvijbRoKwU+ybGEVE+BUB6I7wJbSlMUaniolq+Utc7nLzHMettTBLS/zYxAjuIcZjnEFDXhOgkMwAQo+YIDJ7OPM6QAAC1DCBRG0tjl1a0s7jKyTUq0TobjqrI3YC7Ggnvd2OpqbSU2azmCCiH9zVelSb/anFOmItMwyWkeWNaAEJcTLpj41qpEnEAWcuSwO0MBoF1IOOPvBAIMY0AZOgI48iNZaScHjZ/rhVqp8xiLvEGTnQKOS8aUDrJ15Ry5clQIF4BJ5R/iHKEf5V1LuYwpGMNZgNbPKVJO73OY+d1wR8jxzmZofUXjACCDQDv8zkAMCglhAM+zgAES4qnMCYQEA2sHIAPRDBAioBgTkrVqFDPOyCBCBAQpA45D+UT2g/iN74DckwKjNbOlp0BCn6KCDmSmIUYth2hr6SYssF0MecuCsmsTUhuDzfn3Bn8V/KEXuxvzCj0bRSDW2phQajNSxapvGlCjzzmbwoBS1ZIzE9jL7FIy7EwouJp0MaoLabDwBtPRQb3fON02xPAN+IMlfPM6KfrE9SpRS0fIXoILREk78hduGJaQ0k/XnaCdUiJD57RV74/sDHZALIghZKhMYgHQQSEEMRiDVFS/FBwVDiVZnbPeJ+KMTEBiBAk6ol1zfAx0S+EGfnjNrD+T/4S1SPag+Z4Kl71q36QEdeloUQMoqN2YxJsCMPs6hj8oQD93GPz7yEwvm3OzGyzAqgQ0cgA4zkCUN6UgHvdvBCEeUAHynA8H108EMr1zhAsxpZmB4zIhjXL+PNK6hDJ0IJIYS9GDe+WaYSrhSn5QpfhJLIMUYifv4Ccigh17tTKd9zpEkGs75iJNJSk29TUxFjq50EgXq3xsp1GwNVc+UDW0BEf1dUTmxTPzBByYJlZAkCNPEjchkmN5QjTmJF90h0cs51wJajdzsD5W4yct13RuJE3LVCHipU62Ylxb1lI5sDdcwCKBMmPs43ZsIxlzVTNeAEyKZQAwsEvZV3zFQ/x+eeIAJJIwFSIDACRxT8MOvQUAPZFdEtIWMVQWJrIUJwIMSKEAQ6BBB/EMMoBEFaEAU9MmMPBU9ZJZXGRoKVhCVjE39cFxy9dXvbBvvCFbwBR+yjFvyXSImZmLxPJa2VBuZIcE+ZAEGQIC4pAM5IAIAGIAlbM0QWIEf8NsxQMAJVMByHEMI2MuJmIMIvAEktAMi3MEATBNtuZFsARE3fZMNcSAG7VeBwRYG0Q8RMYlCgQ2VYFqAnBQijdEGoV09DU4eWte18VSbgND/lZf8/BQBUcyBFIhXuUx+qBOF/MwmdZyWxArG1I6WvMn9GE2u6J+jPcmADaE+6tXArM38kf8dxh0HoykhSYSR0HAYo2GOfxkj99RPP4UXhV0RzOnf5enP0X3QP/bdUFFa1gFSOeTKgGSBH3DDVmyFvRnABowaQvyDBXzAPaQBORgTP1DeGeYTP8gDBcQDVYhV3gES5uwSWJzAAAxBEOidQOxhOuRJG9mjgGkklKleTiHiESUG7/AeY/jKPmTLH0VBEGiiWZ4lWvYGmGVL83VZ/WBTRg3Q5fEg2gnRNI2HWD3MUikJB1pRj3yTon1QSaUUD14NJs2VB5GTgNHPNcLTzcVfXmCOycDTNqbYkyVN1TiIZpKHVXRdEiLZfaycEmqTwzjID3XTjpyHP36Sof0Q6HxSN+n/36a9nTBmEz6O0dgJ1AsplP/8RxIWidWZHP+9nJNwiXB9kcUEWJLhT102EY6YF4C8Df/ljNowoJMAYYtEyXFZ0AsxjPzBjl/YVkJai9qlSQCtUzeZoIf0SHdWk9tlkTaiR5PhnhT6HUwcpohMSK9A4iNKhrmYy2+kpYAOKIGiBphpS2R5GQzhIIGNjMC4VElJpwl503Hejd+9SGGskG5h3EUdIXPyJZoMo4BwD8mBp/wFFzIqZBbBFxgZY3m8xDu9ZdMBFeyA3AFSlOIkzNaIJH9sI92tjdfhHDCNUFVe3njcXN3IjgJZE1YuTT4alMdZSYB53A1dUkioTEQBCkVi/+Y4zhPfjScPqqMUwt19wGB10VRerWN2XQl4BYafEM7YuJHNABNlWhzKjd13hanL8Zc4VZhxOZA2zY2FGeAVLSnFXSNMJd134Q4x3k856J5X9k5gmct3FKilXiqmZqO6rQMNZEu7IaCYfJ05OVDGkCp+jkeHogQ61SdRxcyQuCmD+RalwVeahI1m7sjF1N5ONSPYtJ1tsVepDhQ7xmr9NApfAhFR6gehUtjBgIwEYVB1HcmS9OkHWdicTKOLFIzz8J+wZgmiRZl1yVPbTSepXI2snMldjGaKmud5tQQP2Yp8tCasuul1+oxHPVrP2YX9rIxPdJY7zp4CjhfmTBj+kP+g/ITUwD4phGEcgD0YvdrP2WiUxIKSdz7nPT5jmPSdBlHEv+aYrgCICHUYAYnXl</text:p>
      <text:p text:style-name="Standard">XzHo/InlYXltaRFprasy2oimFFBOViiljmNQsUrYDpRwsxXEhZYdRkJw9xfbf0LRdGQrLAQfiUYlVxdrWbJuoxRRbrjNB3HZP5ElNmgUJUoti7IP5wNVt5U0DkUAr5qNSIsQOIXuxIq0WidD05REjHn2LijgtgUspbHzSKd7JDNB0oUzBGpfCqROOHOD0bnNr6MWM0IfWGY02nTh8wgYbDTArIHqdFriq4LeBkpQ5bRecRER2UMfVDrSvTWDn2NnyrIl86H6N1Vm+AM7I1jSE3/ZEmF6coV0OBm3GfeaHI6EaRG6ijtw0meZIC+rPAOb7mtJbs534ZcJ3G6z91cEX1xUIvQHdR4p48cKf5YY8Vd1HkCiN2Sq0ylzHXBprwW5MOcp3Re7+tCCcVgZUESSaMkkewQV8gNkb1a1AI9VJvcb4eM67R6L9x5rQBlWtzoar36pkaNqVg5DTX+6HZVWCEmjJMhB3tyY5VwTwJXSWeZnJEmb36c3W4mJMzMl2IK1P0sa3e+XfmSU8ZUYcBu7cXOyvmqjdc1psOWZNUcYZmQoNGgCc/0RxMh48jZHKmIUMM0VIta2F9MCsruXrEcS7K0JfFGsRQz1lqKWbtJ6Mxo/6kBNWtnla+h0SAitioQMhntBOrffcyCDekJJepcQRnQUegVYZR8OpBxMtHSdCvs2l+S6gTZ0eiqItd3lirRmWDdXKl6gm8WPZl6YOBjepRBLVDjvu3goOPITWBd7sUKLTA4wWVLvM3RjOlJgdGIgFCE6tO1Ag3sKm8YN13CEGFCqWrc5Q3mJKzRKq1RCpD/PdkFMbJsrWcBE/Iorwv+jjACQm4PTikVZt3hPkxeSQn36FH/uPEFBaSHDcIAaAHvfqUkXkYqTbE3f7MsGW+CumWcYOV1jWNoUmCbtqkAWm0NJQd5eZwjC7FXYVMGD6fOgqZQXWOUTgmJzlWi8QXsov9zKvOHBr5Ro1hoVR7kx9mTSJ5dbgGU1dJKxWRrcskvXY4T+LpInkqMu07JQyFRb92VHu+FcLEySRowpT1p25lmvV6Q7LDIQQcmEvWrPlINA0Mne+xdIdNNrcKmB4ntj6ZpiiJdJm3tDNHvPnVvluSQdkluQt4zSzFdEZtTxNZ0T+DWBdOVO3q0mOCIfSyn7UDI7ixxsGzzPxBW8YEzW7e1qt2GueRGu3l1UzMs/mGXthIVCjUXPBMy7AzVwBLRfiSIYVbJDB0UD7/ybepFC+ntmvrrSWWcRhWJzKAkebKrYKhFRavmUduPE5Ly5DI1lHUy34mwwBRjEVlF1WHnUBH/qTQ/iZPh5v4aY1UmKySfZtrRE7R67FW/DIRhsSeD0NW8KCBlySCPTV6zb3f0jAav7e2A3XZapNsRjQUKDdXlM3Lza+2BUjZNjcJYl9cssn9ECTxVpJIIK444ZVFnFJEuLAwLsRFK2QNk87AIllonC826tX7vd7Nw4raYmobqzDaFbtDQrtTJR0US6j3inw+/Sdyi3QpLdt7WkywDcvR+LJa6JyjjcEEZbIGxKWzB5TRhIM1RL86oqYUl45+8qdO+zjT6kA8SGGC/zznSDchQ2uf6UMCWqfcybYiArRGPncUAU6wk5hsl7d1VVCRn5UZRZr5So3sq9gFTtgZtTbOG/9SLAe2ETeRBozcQ642cqjPYZCjnEs40QuF4T3KGAC2UuMzAhq5gX55E26B1QhFlOyQS0hwmVME1L3FgpbXwHBZ/Dzqh8wYtYYtcO1/QzA1QzbI9nXZnh7XPfSgcb7dtNg1Ue7RMddMcO2M+IeeLbBMF2VCCJZhIhgxuN5hKufEy4pfi5O+oMuuHZnWQ29Of5s0KdmxNWzdCNtB+Aa7Vvh1nnlSPFPsPTS9tsgfVxDMSwnEhzi34wtdASbQDw06Kx87cRqhEY1VGBi1htipeeauy4kze8XMoM92ElYgYjck8RTZx6qNLw3b8sUyDAC792taYfvizR2TIGuTTxW7VCv/ddV0TfmjSeWAbPHSlV57S8O1EMAh6oUe8xK/Ggf63lxE401x7QTFuPVN3CX9sTy20b25v/1EQci3z2rZU0gmssHvpOG70pmO6cpf7HkdObnHmNqXocukV1Bhydse3x0skXP4Wedzn1RrtpfGrYObynHz6orU7Os4lFfozvMcMvlIMdkktbDZYQY12DwpRbK+8SYtdFpkpusIcPdGtXrI5I2YkxyxIdWLJkl4epzlRDlF7jtyzB+VxPuqxCnmrn34JZoI01ZZt+6Br0I3qpNXoFp9jEu+un6O1Ya31xFe+5YOGtWALbowzl/lgTwmymaAno1FUvSOh+FavSW1cCqX/F4ry9UGjF9gpNdkIdgdKNoZykCIi63Lrl02f3T8iBx3VfXI749C1UJN1l+SuSNEPEdu6IHXGPjjpz+c+ENm7OQfFczmtPv1a69CQ8sXljXumZ0/8ZV3+6Zycd82HDBDesgwBdXG/YEMaWGtPZ3lJ42AO8TwWPBR6kd30aq0ABD+BApEcGWiQoMAhBpHwO4JkSMKGQxryq+hwYDmBDwcWxBhxokCNES0eAQmS30KLH0NuHLiSJEeMBT2mdNiwIsqOCD2irMjxHyZ49ogWNWp0wL5/+nL8+9f03zmnU6lWtXoVa1atW7l29foVbFixY8mWNXsWbVq1a69qdFtuHZVy/2zpep1Z0uZPkREZSsRrsuPMkxsrQjxYkK/NlA0NauSn0SBJwpFlPtZpEaRMwBwpGtS8kmFExzUjMxaJ0e1Kj4AbOh6Z0TJoh5L1Tiz8EbbC2f8uHlyJ+7FLnhgT6m6sOHXkmy8PUgxM0jTN3zIzt5Y8sDNJx6oV4xQt+PdL6Mb1koRO/bdz7+HLjdeYMzz06ivfI+xM/GLL1IhPx4Y8WDHPKmovOMB8C69Am45jSLntxttpubwU485Awxhc7j3zwEuwvfy+Uwin4D6s6TTlbhJwsQpt2g4nFCsjcabh+orwvQSD++kin9DjSEDalDNtIcP4+eeBKgbQYqgk7VFyKP97lJpCH6eYcEqquqy8EssstdySyy697DK1csRcR50vrcTMxOjwSiixzXQcbMbtPOvPp/5mxOw36Wgj7DwbEarRtMA27M4lPHHsSMPZDHWpt+1ycy5BzUx7rUXdAP0HsA5B0+nQkDhazbnK1gQxvuAIxNFFyRBCcTmEiCtJSJ7sAw6yV3vzaCTXUEvIpBZbO4zDjRIDtUTyUEPpzwPxc/VXAS+8LsQJ82O0LwsFhbXXlI6TCD0ha6Jpzl6HWwyjZ38k7kVVYdMLposaS2w200zsqzRXv/PwpQELTexBHvG7EbbQItRsMHlzIk1VxhR2qVZk83QpKCWPmjipf6B0Cqr/Ks3cmOOOPf4Y5JDVCnOdcmigQmSzmE3Q2szuuo3dbwuF9TLSIgxR3MNW1VfgmetsyT6a+Ir1xjmd045G5E6rbTm+IM0VO8IEdTg/o6Odk7eX5kQ1XkVzJLVVb2NjOEII4VtYaEMTNYxtVz/9t8YXCfLsvqj7w5Ml5nbWrbjgpiNXvIXLHs3VDB8qmG6wH0zbRWLpnRu/7wwsrrLXCpfNbxJDxNdfnCHtdOeYbHNbvTlvDozp0n+CdNFyY13tbIB1RcknlRQ071YJs81NsbqjfQ1vwBftS6UZ/xmkySWVZ7IopfSJ0mIqU56e+uqtvx77rkwVk4qSs7drNUSlxivU/xUZHbHHniAkkDungVtaPj75fltObWNkG9ilga3NVb799ntoM6OQbhZWo5sEsDSKGo682jWkE61HRGCbjnQk5b9azS12h/vftiZXIbfRp1yH+VC14OWv14ykam27yAWvpqfVKaxekBMSttQEp9Xh7Tp+G5e7DDavlhxMNuVzWHjAFcADwi82M+IXnpTzENPRq18egQ/gHkcQ9bikdgoskE4+I6wV7uptd8Gbv7BoJ3RJazm/OpGCFMW7bGluTixy26QmVMX1POQfCpDYxIgylIo9zynQ09j3CFlIQx4SkWIJE1zKMchETiWB1vqfoxLimGz1L368ClSfWJMnjjhGXf+n6ZMlvabBq8WkbPBKCfAeZ52i3e0y6gnS1sgYoCNmTjabg9cdCfKPMYqyb06MUJ/OVpny9Ud99vohCP8mHVsxszgWGlbv/vaSht1Ng0FUYtgYdSANXYg5MHmmTXwpNSfCKCS1YhE1pRgwdb0OWYb5T77S80VGlTOdA+SmhELlsjs1zpwgXBV4GHgbAr5Laoix52W8Vi6kneeKnGkgDAeWL2JyZ3ZMA2VLLnqZ/bDEdI7Jo1GYlzyiOG8KGJPeI1naUpe+NGSLNBnKYFpNA1IzNXsKDIEuKEzy4QxscWSOrmAVmDttbqh544622jnDTSm0jSL04q5ImR5xFhVQqFT/yNba1LQ21seB4svXcWKHNDZecI03Mut4KCibWelPO5lxH57m+bA08oh2LHLZ3XDTTlb1VVjckU4KxTXNWl2oguI7od2yU1Re/c9X3YTQtYroul0F1ZcDFU6lJhjQafFLP/JDk4RQiC7bxEh49HwfZF1HtSEKLoTucuttnObKZBWKdFpjFyp/BUrUTg6L+MJOxJTHRyVV7GL/mFJUYNpc5z4XumgBFyPl0txBgVRwSMtUVAtjzK5ZtlOWkowlNVQrOna1brkUqiepKkbV6skvfVvajy7nPwN96m3QoiJQsYME3vg0OX8boiVD5B4J8Q144etmaApoQebATLN/wRUb/42aufsyszOcBdKhIPU2yvjGpzUb1WmJJ84Ev0p2WgsY3+5TOJexUHL6vWpoD5g11a3NfbAVknlzCcDOUu46YWQWJ8HVk81VLoBmJZqGO3m0inpKQr0B4XdKd8W4qbCLCSWO6naX1v0QaQBFYd7EnAc9QUYXzWlWs5oXWTIaNNdlaSORb2X2MGHOyzmOqlFiyPu/CJKrnXJF8H7HJjPt4o45oWoWnf4CxhQlajtyUrQMXyUr2I2vWrsrZyyvesw6b23LQQzU3VxpoSUPWo6mvpw8+8bWVbrX0vsqY0kQfcuFTfNXkJrPgjJSQryhtVjYojDADK1GUrFPfIFK9WakGP9S3mUWSMUh8Ka2ilo21tKfnmonhvPW01bPr9JjYy9udzvnA21UQTgLX4Af/L4PKs2adGUj/sZpQJ2Q5B/7KO5RmPfHMzN3zQEX+MAN2ebuWffdFj4o5Jw4zUXJ1tgPApy+NLlgUq/pUAHi6Jr6dKJjxg/KqqEdxiEHzFPtTFakSi88SXUug/zDnx22U65pPTxDpRy/XOt4/hAonjZSx0RWfWO4GHvadc0nUGq8E1plApGVVdGKVmy6WmdW5J1I5nNj+1FXhf1gn37Xfw+jzcjNp3HI+bZQ+gLqFYWU4ciNb2jK1Gd1QIuhdmWzRD7CH2dI1GHODuszt9IQq3lM7Gz/jcZSaFRNsj6lSvqGbaTL2zeZlwK9lAKc4JnX/OY7JtOTWZdtH8rbt7ZenF0K9WsTTiCvJQeaG35RRsMcN1jHHTtmMl6gvCPczYIezYOOJ04OD6jMG5JZynGWkmknXcYpVcZsUjw2h5p6Z3xp0DoJ04grUx3LjnOd+o1Wf5th0w1FWeKJfB/EQW5RooaQ6slIa68ePii45g+bDGvQ2bcNIwaHbT4UsspAZO62Eqq+mg53iA6adsq9yqaSjEp9/odTOifHFq85JgKh+CpqTG3WIAScGi1xpCyA8EevDuJ4TKqPJM+PngQqlsuROM8FXxAG02J7Sqa6YGoASWXU6sw3/3Sl7+CDlKpGjGKpJQANOPoJh4IllPhj9wTQmshuyBKryRqK/qzGVnAuioIE09yq+hqq9EQEUGItC3PjVMZqYIgJ+LJvSJzCWdzLmfCrjsKp704j0lKkkmKiTlovsiinQDpllq4IYKSwDPNH2lBLtiLKfz5ukvSmgYJKL3KGnqBKtdhpYJDK4wIrDjdIZuRpvOgQ+P7snDBJ9njozvhGc4Qj2SRrcESEab6rsoLnW06iEFPj3HRGaoYAzMaMj5zEYv6tBWPQF38RGLGizcqBpl7K3FoMgx4PMqaoO/Zq2oamXxymfmQx1tYJDBFkz2At22AiwaoxyAbPN7rrEemQAv8b6zZ6JrAoMCQw5bVITV2+6aH2YlQSBvvEibMYj4uCR3hyAu8IhoYeTX2azTgmhHxQx7KGw3bWqMvkZ4fOR6mWpQFNzYgw53CAqlpmzq428couS2DeCFHuLJ7uLLJk5IY6aamiTo2wkOH0JiT86gGLqrxEbxv1CxF5LM9KaBUvkGWCa3woMiAdbxEnA3+wEPiKTwEmpqSIwt9UCvOC0Smf8heLTEw+D6YAxNBIsQjni2cgklBk4z9S5w8TSqsKrdJ6wh+Bagz10Bq9aSeODC/iZpLmyp3kq1WYiNiiKoCqT1ZEz7xy7i5L7u6gr18ECCKSTixFKTq2i2wODEYQ77H/pkWwGu430GqZVAR4/E409iRVckd/KMVeHPAjeEJdRNMu6U38PomxgGWI/gbvbC4DHY8xVCUCr82V/ExOAtJUFq6bUMJBkGmsDLMv5qnZeuM+0Ik68ol12GfDgOXDjK5SgtP1diWHgG2LNqIEJc+4TqrynOLyygQqvxM8N49kiHEdQG9b1oQaPSlaeG7xdKQS7dGM3CUzBzL03s/torER0QgkYW+izCi2Qo2f/iU3BxFFvEX4WOWjHKKcWIuNcmgsPwLxFAyZZGIZeVPrxgg+LqfEzKblIKuD0koiuw/FcpDK8o6z+G8SIcTJdIsyysM3PgTY3oT/WM20UGnqrKVt/2jGbEYIaGzkLuBy/MDGgHxKl1Tslv6M/MhlL0ctaMBpGd8qOuBF5nSmURLPSuXmTvLmnAgIPUNTD8EthVauy6IFzLSApLBTKVFKSlYqPNvUTdFse+CCKl9Kb6CRnuQSQslFJUYt7bzvX0RzUkSsi8aFdbSLPfrzM+WzQ81SX46Goyhugf7KclrS12LvVCSOJTAln8hq8ShodJzKTegD66SKLXvSxyiUnpIF7X7wdhrQyXBUUPAL8GDkPNmFp9gz40gPvjBxRicTUdLTVwnyrvbn2ioM6ryN2rgDn+4FN6CzTTgslUKoRAqM0egIUjUMRNywx8ZOwvbki2jO/3Sqlv/6rMT4DsXywmjsKjbvThWj6u28sk1sUSjQVMyK60mgJ2PeVF/31RjPiXvKsyobbj3dIgRzk3VATWAyZFlyRGYGClTVxC9dxG9GsDICL/qS5Wp6zBI9awBvlTUSRVSIyFyzFFXmkzH+i02mQ0pNFTYMSMqKqjVrRGZ7rV2jQ1PrDlia719yELceayRyi1rNBwjTKNGsyrxUqSZEpy3NqokSr38YB3NyihT9UeSqszyWM1S2MHw8A5+myqqINgtfqGrRjjUwdlBMSdaytONmyHLk67BE71ySj2UM7GfSrS5zrRTlJe7iyfegE0gLzy+us173KE23M3qakl8TV3GxZzz/59SlEOSyYtXndgWoxGY4fKvLPHMIncll7LBqI3HavstftGqGyOqbwhJLGyWHwgM15VGdpvapQC2HpAifLudBiOo70tJuD8enKueILqzmFPFxkOa8wgmhwse2InO1Ss0Uz7FEYyV3y2gEpc5yyU90Bq8DR05FzqX+sqmTTMegzDUVxWlW8Ad53cmvjog/llNaW1JbIa4JVUyFyGYZKcx3AzVzPGo1FUqidsxdiU5Uhldq6ipahtah7uKtHMbJ5unlVgBJJm9wtROQlsIpvHNxLxiDRWa64KIG6ZRBIAgZCe8kK8RGOdE3ywZKz/NDLDQdz0kldFaBUZIC2zVhvlai//DPfPSOz170ZbHX5ziH/9wG5hTlNnukv8KpL6+qnspO8TY3N6PFPXdzypxpiWmDHQHLV3pPyHRQh9aTtOLN0WgxyniEh+5iPh6o5Mrn5NyochstyVRzTbZL6UbMfpgRN0c0gdKo9c6VUc3jRRpvZi51cue4hh10WvWrrmbGdHz1tDATPv0MXRXI6fKkYDoNUg9WUCYi8iLYBP/o8qqkFzNYlEdZS6RypqzrdElumkr4abppPY2tfplqYgVFFuvSL0K2R8noORuNr24LVG6NddUVkn1QSU0lz7oUrJ4PE2HxH25qH8/jvJL2sSKFT3eHwKK3aGPocqmmvsyHjBoGqf+a9naNFutEtKJM6XJuUwEzaJzkxtqGOeUQJJ4vA4pu7oscJWnXU0USL4aNLdoWjW8FFCal+VsjV/zW7/hmOS+OuSWfuH9WbIw/tT1lL0XTalusLr5IpGn9Rf8yrqj4w6dGinAjWBenIF8Rl5RTWqXZwl9pEGCNES9gOcoWVkkzLnG+DkCi1fV6z8885QwVLGjNUp/4I0VaSOICZUu9+VWSw6CeQ1m2aUPStRsFYkH/70if9uKIRbim2JzYhZ/TFyae1iR3R1TW1mEul70+A5/zy7EAxMV+OK6wA6COxoh51xUPkFv/whBzlKxZZ4OgZXLYJYygRrbcEOUa8FyYtHz/JqdzDaZPJeh8R2V747hn+8dZ1+mYTDVNomZI8+nARrVYJnKNc+fTTMxuaMsiNvkER9qTA4lNVxq2Y7ssNngdHLelEHhFRjNbwS0d/ZCY50x0nmXQ7oO4U2xG+HqWDzaTTrSOQ0k4o6asQZg8juOCEG/PyNjsvHjU5gKT/0Zml0hEFshLa66DiNPuSI/SMi29YE3Vbg2p2ZUWkcXvZiXh+BKaoGoAhakQY9oVxZA41qlt0W1QHLMfgVugqkOOqy2AwZZQziYhLRKEaOtXgHPtlG0xMVR+NskgT2v9pqhkX+aGIfFJ33sIfVYO5ZG/gUsUidoc7bZrnAWV8mikSZoL/wy3SixYtnNcx7lCpjr4cddVyrIKMmd2l/FQ+aZGZDFuXPzMXozvuDeRbBZmFGntHhF6gpqOuguFqKZobU2EJlPcdQo0Mspp6BhQRXRMi/aaW3BE9AilT+x0yQdrIr/WZvgLOy4zWdso62ZWndNWY6u1a5iUFrto7zQaiqPzBs/TsTa3Ia9FJbWNfGE0NA2TQIKGxSwrHEdFqdD2j83qwJqmWZYoXKDcJimwiSDTu1y1vfb009mDt3LTnD1dwvJnQwFmk5MSKZwHKv5tx3vd16micYvxcblo20KI11z0ZWTPlDhpsY0o6YyY2OZDiE5jiEtl1KyynXWnIG+JW9ca3v/Wl5h47Y9VboxQQlN9JlvFUYlYxSIhfY5efbFt5JWTiMVjJIS9KkNFOCJ3dqlCDDg4tyIBhl6czjSbaaA/c6EfRR4d+91TWw1ftX8q3b80wilUjZofR0YKFpamBdhyVCC1DYfp7s/Ld5oSNnJLMTqRCr1ffcgO1Ygk/czfCx9B+rPget/TipGjCJuGRI9ycbW1M7lu/NeH3tfjNC7moqYG0E7prZhbGVYXMFmI/STttNqZFvB6aeCHBDXFZTl9NziXfkOsfGKnc1Z55/3GZ+8AyKMR7+Xgao4xbgKhjFANHtngMtBSVqiAi0Pbrecua52U2uKIzlGyjuOYvDnsJpj/tQ28mwpmsQm20HFXAYuHW/OtoXpFGUzyLYtHE0fewg1iX5bilKxBTN2jW35sXhfjd4lQ2rY2t4XTMNutDghFGEpy65fQLdseQxW1yqdReR4F6dUelhLgQpnoi3+UZYpMzBMHL3xLVy/xawuN4SiYs1y2bNnOSq5HZyiHfJeiAzvt/vtPgxxJbQl47E3cSNeWEguXqp2JFbZsWfMwPZPbATPooJNo12ZAuzWCXk+Jrba/AOIIEn78hvAbiMTgQIVHhiA5wk8gxHIEFRLkRxFhQ40DKUKEOLDhwYsjMUa8KBIiwYwrCxIcGHHhRY8VR7IMaRIhyZgCC8J8GdHgQZUj/2W2xJnRItGfCUsSzSlQKEOhUU2KbHky6NCLQ1TCdFjxYUeUP19KNQpTo0GaQGFehSqUoMSfFIU+HAkWqEurDiWezEu1aUaV5ZQKpVgUq0uQBq/C/KfAnuTJlO3Bsyx5378p+v79O+cZtOfRpEubPo06terVrFu7fg07</text:p>
      <text:p text:style-name="Standard">tuzZtGvbvo07t+7dpuceWVeu3DrexF0HdRuzpMm9TkeKRHyyrFS8RLsuNCo353Kbje8a7Xoyqdy0c13WPdh4KPnofEsqdd607N2ePfci7k5SbPKEhJUXljtdQ/+ol9V9bZHUE0J5eTWeXstBJ5ZF4qlElU3OkbSWXfidlCCA0VX10kd31f9E02Eh7vRVTfPJBFFcKAEF1kbhWfUTWGmhV1OLW13FUI1jEfURjlqVx9VWbGlkoYjJ7ZXiX2NZB6RO59VE4EU/9SThTDgyVd9D6SVX3XZzmZjdeR+5eF2Q/4XkmUltmtVgd1GO16J3O4V1YUhlqVihjUAmt1ZRDFp10D8PDHBZophdRtkAmunT2T+RilZcpZZeimmmmm7KaaebmlQOEuWcU446nlZKl3s61tlSoFr5WCZDhHLUYIjxTRfWUnsFqtOVS/pF5Z0nMseiiuzp6GV2E23o3lgn6pnVckupBCKBdvLzD7UXykptU39xiCNN8/0K05RbZUfrQnN6WRZ0ZDn/RyZyipXk7I3uUiiWkvQBNehYdRW7pHLTIaYjW4jpBJKgOB0XbUcKxdVljvGFmSyQGlrZn74IW0kiV8g+iOB8eYFpLMTLMessY+femp2tJN3UEkj4oqhYtp4FlhWXgdn1J0X/gtsUlqC2nNhSD6NL9IouJQRZZU4rag8XkuYQWtWnXo111lpvzXXXu+UbnHDleG1bfRV12WHCuiJH8HVI8ysxnQhi5TPGBcK9qo3jXZxv3zPPiqV84CF5IFMek7wSxGcxBxZ0I7N1LEYD+sSw4VP+nLZ7Vh5dLVYq41ThwYrT6Vbfi8H3bF+5FqTjjnH5rDeGDoK+44hw65cqqwQn/+a4lkGG9CWgOP3oonbtle7Vvva+d7xXODOYHpc3EgXdlAsmC9TuxlM+VPBgVbgw9ed2N3qXPDdIU5vydNAOBhXUyu2IOiUt9F4Jg0+0ReMmTBNiLIlUMWKd5B+DUJQBneaozURqUmRroAMfCMEISrA1dRMbqSb4miMExyAKEAECIECPdLSDHhCQQD72waRVaQ5av1pM42AkJJZA5yn/4d6sKDdDPLXMXYwbkejyMyMGVWdc4CmRTvDjrpv0ZzBFatvmcCQgmUDoRR45X548JD8QdWtv9bmciurnHRmVhUdFak7QKoSnhOnJMdsxmUT8xLq7xEhIgRpcVp5jl2hN6P91BFqcRfDCpW21BVhkVNqJ8jgR5lhoaV8UWPegwpPA8O8wPCsdI6uYPbKkx10O24p+KueZsRWkgx9EhwjRAQEMnHBySPiHt4DoIhfJwwHtq8AMFyaTEVkHR1L5RzlICQJ0tKMd6ACBKvcBPAsRUUHf2hOTOCYlPR7KaZKB2mVMAClInWOb28SgN78JznCKszYVDNtwxnmaKBBkHwagQDtEKMJjpKEdx0CEAUxwMjvJSGVdzNJO/qOtMyYuTVoyycVapp85/q9V0EoY0WC3pB/5xGzxMZaaHLmcS52LIJa6Y6HQ2ZsLmW2jMsoJIgtKuZEeTC8A/GPiqhSXgbwGKeD/Ak929PYUyjkLhgbaytFi9szIAeguIJXNEDyDiXa2wwzHYOo805EOCBiCC/2LiS9bw49+OCAN7sONlhRgABC8c6lpOAZU24GIAlCVa0fFxAEZNZnLDMAeN9AHZyDFhBxAqqh87atf/9qpcq5DHWPz60cq8IF4NJUcxrzAB0LAiGPkoQD7GBtFATisMq4MI66q0qB2kjwYjiiRC5NVE1P4LCdNVFiFBO1oxTS/m0Lrj/zh7PjglklltXImbfppZ90yxz8mMlsbG1CMTLexXL4RRu26k+0W1pyqggeRPyXY94aHruR5i4e23Z2S5NOfneAHWB/i3ieF1iv1LMhWuwwo/7AM9Nw73ggnCXKecmhat5wl0nj6sa+67MQsg64MRC9sibkuWwE/kCMd8qSAHS4gAEFE9h4GqGw5SsACASCgH2/CrsX+MctaOo602+tkvjyD2BCmAx0UkMAdFtABCJDjHiOoLEKXJEOg4Qxdi8tcK49QwKdhhjLw2AcN7hKFIDRiCI0ArJOfDOUou2YuwQHOOfs6NgsgoB1pgEAA7PGPJCckCP4QgAHWOiO82Yo+TAlerXQqIl7R8bVVignz2AXN0PZ4ZYFaE8l+lkf2OkmLzf3di/RTRYluyYXJGlBzfWdDheIFW1Rimq52lbOlUShPyxLwf6p3lhbVD01AHSMj6f/3qmDVKr96ue7pjnSV/E5x0Q5t3VtumhWIlat4ncTQlYanJJFGjyqm9Ygcg6U/ipWJT0F05IidCd3mWCSmrcOIBrVMDjN4eQBji8KAyGzmfQikAhhoxxXkgRFMeuuTWd2q+9ZxFJQMrGFUUoIEhomIC1Rht0GgwT8y7AEF0Bo9FsMTmZb0POo4x5Ur0MKiKqOoKgxAAb7UZUGkjPGMa9ywYBtsYf06gA8M8w35KIGw9OizZGUkOA/ZYE2My48gYEumAzJum8oBkX9YpOaWndf/BqZrT8rN1v4cMNE2itqYqS6m0YKt0SzpK0WmNGat/IlnLio3G75XdkMj1IkAuF//gOqXXjk1nCZrNb+xSLR3Q0MS7oa47Lqw3Twc8vAKBWifVmHdROVSWFUQrZgaDo2NqrMzxyj3Jb1lsUaaW2R/c/14wGyWY8/BGHAHjx6lRV1cQxlNEOzxgXleoeRzEwrPyZ0GB+SDo5NjfUyC4Ep+rEEK5HDfvWgrXtoRpAofkKfqS0BfvfhQ0y7zj9CBx8ILwWsokYEr1CYzgAFowcIj2bj1r499DApWOH81gQHy0A4HYGFubQNWn4M1mou0Xv0ueZMGsZV+imQLKKTR0pSmlyoPwU9hys9nqhOSRXA0PmbHeaoTIRUxf3vzF3+nHvsyMrqlWpSkQ0SCXX0xRsoF/yfyQzOEIzLhohXGVi3BFyR/wj3+hEaYFjhxcnhQAWBocSzX82cwBE2NtBjy4iLc1Xd2I0DAYjtGlGlzNGgvUzs8oSV59IABsy9G4kJOcWwd4mv5sUmLFiAnZgAQoAtXsAautTmuVA72UG4O0A9hgxGicgQ650r18Q9YQAH04D4GhSRXFzZtwj8YYQIegAjh1w/YMihBcmrb0Ug5hGuW5Bem9Ri/BFdEtihacBmVBW85l32PCImReCqCRVh/5Q9bBgFn9jEB41Lq5xcPkS2itBJXZT8vEXt0w2MVkWQcVTxmYnyLhj31ESb8Qiay2DBvsWklRYT1MV5lxCaVIiBhgf8p1AZ/fkV5giF0dEdRhGIu/eeA+ictwHV5Ddh+rlF0x3EmNOhP07JaUPR12CV44RJTcWF6GVcXl9gOmXgDY3NUpmEV/0Bu4ZcPpAEhQoNzR7AGtPQB74MaSLABFyBiZWga5YCOmYhP4IQEkfFwh1gZ+wAcodKOkiiRE0mRXuUz5mQqfuUBENAOCGABgtc6CxIc/FACFnACYsVlh4AAMYBCezEII3AP91AACmABAgABwgQJEvAMJjcEdciRbRh7H2EB9waGR9U9v/aBObJRzFQV/qNa8mOET5JJavdmkoccbsMeHcV+VlUc1DggAtlXtaUckcNd5IUrECUjUwQzENL/GI8zLCaSQbrEbhW1O4RjeMnSZrnFItCVLw91N26CcQrhkx1pAW9yGgXxj8IkT2cVVT3AD5YAkCCgAfZwARBwDCCAD/yghuQgARWAGmX4j/ewj6lRAiIgVh4Zkd70S9S0kPZQAfawD9nEBBVJm7Vpm6tRQQ95ZeNUKA9wAehwDykgcNYSjUBhCQFwD8wwTMewVCIkAUpQhgWBCQWQB4eQAgUAAlBlBlBVTynwABjBAoKQehyGLRaRDxSADh9gD/B3IbNmLNKSHg5FLxOolGKSH0+Bn2tEX3eBOUeRc+eTItsVn0x5ftiTIlOUIc4VUN8SLQkKLROzQwhFYN3lh2pj/1v7MXYE0lIYIyffY3ziURAHM1IreDayQz1M1ypv0ztYKT1C2DHaol76RYxnt1/N9IRPgTuNJC8TtUbHtWmT5knTkYMHAmmYlX8Jyjh6yA++CZwj8ADzVT//8I/vlAaKZQbzJJmQ8ZsQIAD3dqUQEAOy5wDxYHsMqhJM2pnyKRQbcALxgAgjMJxz05cfU1Uv5R/RUzkcYzIcAxlvxZoJxBlWQym3SaiFComUuJvjVIZD2Q4gEANmGVqLYQknME/oEAIeQAA+YAcceQwhYAUdsQ94cA+I4AAggAgI4AFrUAC5ME8yKTUPgJzBSXGTcwQPkAKoJAL4JEr3Y1vlUaOKt/9sKSEr6VUjLFF4EUJQuCIklNd/BuFo39h0K/hZmEY7OZRToEJtuYShLHFIy3aUeQZE4cqjuNYgcSZguaYcPCitSXk6WWR/ROiGR6lGV7F1lsc6BVVr4yJv+TdfPkV5yZZJO5aCieREgjGFJupqelpQEGqh2ZVMQCUnT9SE63afpqMSjOqoTslGIFECA2AFGrBlFGAALOAPFkBx/9hlIMClFbABBfAMSDBLXFUBHcKtidmG7CIz9naZYVpY58oVG4NpSXQ6d3dR/UErOaeQQvZ8jzIFnjGbn2GoUSu1G1dOYuNXigAAxwAA0MBKAGuB/HADBnAPeFgCRxAEQUCQCJD/BvcQAAxAA0EwnWObeqQnKpgwAu6QDgDAAgORD2LVmWOTEegIAP4gEG+SaTIIKzXlgsqXjeb6LjITdBHjdflyUG4TnXzIdP8iIvvUdSK6SPEKeELoRl/XroNye/DxFqrjG6o1E8mWlw7yMzSVRq+WGO8ZMJG2JfQKu/9XUJ2VRzW0nyWzUCaiQoGWaC+yhJ5lFCP1RyjTLWwGaXUxh4fGT2qxJ4RzXDCUr0JIJJqVESwAAO3QASiwfjk4LlGgBV/IYTW3pBdQDe0QnBvQILNXexUQbS3CAAFADh/wkSgCESyQC2YwvpPzu7Y1Lg96Wg2CfD/4s8rCdH3amhBnDwm0/1ebYTVTi8EZbIwXCRyVCFI49w/9cAVmkAvvwBZBUjxHgI4UEAMG0YgEoVXp0AFAsE54kAeXmas3NQAC0GUFYAJDYAEYMJ6UFhExAAJsuwE3CIReVCffNazNll5FIScuWEm4ZmzEx0j94SpVp1MGFakUu6yW5Jejo1rVw1lqkYEpCijfynWs9kpwtFxIByI0IbmfNUdqR2xgwp/2IWlz4zLB5iKOC5U7YjceKou+4ixKIVEOlSpUCV31Y8Z9fEsyqMgruKN+hqPQiJZwwlL4YXdD0FPkAzKhcgTycAXpEAL+MCBmckYJFY8OsAY0J6UXkAb0kMrhQREh9m4u4xBB0P8Cv9kKPxAFgUIUptwOIcACJQE5ioEdYdfANfiCnrVoF9o0SjtkmSEpkfK0g6rB3ezNqgkqYkMFRcVR+bBVgvAOLtMrraMBN7kAxMAOB8KkFPbD+1AAiJAOnRmtPQAC9CAAlsAPXFCF7iCc/5G/5EABmYmtCptmSxmhCkh8RQQuIQOvtoN7SQeDZpwVOkfI9GJF+/NS9Moy9spMzZRTtbZsPAOg7zqWF2qLs/MySAo9JdoT51GXUpd2OcU8vFo3EJq7WRJbM80giazA5WrAfIRwZpFMv4q8HIHU7gqkKYosMiMxBbMfjqEyJVK7v0u8eZoz02U4aEOiBjFLeesPC0v/ohiBWMdwBVhAGLNMD+hwAfK7E1ols5gUKFHAAAJQDRiwDaNoXA+hVZ161hxtcKkyxQe3OyuVWuJjO2aDtAdETXKlGVNANZJywd+s2ZvdQFVLA+MMUs462J4ai1/yE7CKDodwZq5DkiIAAdVwCd9pz4hQDcKZKwOBAuwjARYgKrndDvocEUAQApz5PgqaHEl0PqyCUvNphHhSN80dWmGEOOdiNsHjMGcIJ3SMrv61gaXYdcpCpOeBxxgKXrh1cMz4W/tRRzTCRv6pzsFitHej1ehVUh0SbYHMySTIIbwShUT0RcjBI3tSo0FDUvO5OprblijFT4R8gEUjLyt1cAku/x1QKFLS4sdBbXizpq7i0yLuolXHrMoWPoIqVwESkHqx3BizDJyUVUH8oMu29BJZQEv0lAajIE/yROPp6JgEYcpmkMr1B2wMykPifXAV4y31JaRCgyXVHFcRjM2BCrVRztlTTuVYk5vlQAWJGk4cxQIhkAYdIA+sRHYhihG+GQ+OuokD0QPudALyuw8wiQh4gAmxxA/+EAKofNaPuQCjAAL5QBGlecQVRqGs240+tTHWsyIZk1kWxR7YU2mVFGi8a1McteiKZ9+6Rsx6fFuxCy6cdGsKV3m3Y1oXKnWE8iVOxOh+2Fms0iF5zHgNpRjVbdJhdESNXl9Y+TZ6CusKSP84Nd0sl6YdHbod0IZbU1Ldlww09wPgAnMjBubsSCMfBuyvNxHIhnSvE/VTVNLl4puHS/MwAUoQiBV+6FZ9/0gPjsp1dl2mBxFi89RU8zRMIjRMIGADMGHnJ86eXzzqyHhouRJoKnOMZbRSEMyQEkzBDCTlVa7wC38p2+dvIAV/CYYOjJCrIyjtLlHiafAGbt2eEWHOMssPbx6TlNV1RxCeaYAAeW4Cro0Itr0BAoAO48tDFUUy/B5866Y8OM0e/Tk/reM370K8FXVRbvOVdKd78RlvDgWDym2DUV14SphHvzY4+AO8t5660cQc9c2BLiWARl40Uwc6+dd1O9W835X/jTYaSXqy3uTis0ONK2aDSTXUWUzYxErDq2Q/fE8/0n2yMaq7x6oWRw58bBBL3XwExnLmnrLGD+SGqyaXoYd8BK+chxNhKFuqAfw1e2xYAexwF/tQAf7wDixgBVjwAeSwkkpgBe9Qsk86bhhADhDgAY4/FdSdJBULjaS7MAAljQiHtE3up5PxKNqc2QxP/MV/G+EsHFTwcYo6NrBaDeQgANwWKs/aMgMyACdADyw8iAiY+XNdDrN9CDOpEm3yDwTAPiHQC3dhBVvmkf/g2ycwAJAGMp1YotiRQ0bx3PVzQ6Im9MHyeADBrxw/gkP4HUFyhB+ShQYPJjz4j98QhgQV/y58SJAhEocHJzJUOPChQ4oWITIcCDElQo8QJxJ8qDDkS40eBVqE6dImxoQVLzrsiTGjR4MQZRqFKbKmx58uExaFidBhuY5SYZaUudRmRYZYhwpt6VEpS5ooMRq8yNKqVbALL7pFK9ThRY4mgb6tK9Kpxrg2B6bEWRQvzII3e5I13DGoUq8NMaqNalDpzoEzc/KT+CAAJHICBpQrh+Qf3aRJK3xod0Ve0n8PTqQBEaOwQiTyHLT7UOFnVIYb7qDDUIFdToUGNdOL5/mfxMsvfTq/SdLwTaV1j0BdCpV2WMwK4NkDH148+O8D9v3TN2W5vuXnlr+HH1/+fPr17d/Hn/9f/37+/f3/BzBAAQcksEADD5zvL4FAo4EKBB/Mj58YKEiHgnyYc4ms5fh54AJ0IBChhJoqKsEDCNAJ4AF+uCjgEEQK2Aejcv4Z4og1KGhHgEg2eiAFdCw0wQAIYrvpI7euwgkhJSvKaKy6XGJMKJaoqqk4sPQqciDpmMRSo+uaw4i5JSXrqLKWWALJsbZEIgutuWjCqSu3zMpJMSWhOytNxzhCCi06x/LTrsd4go7Kgyg6qijsJouprq8MjSkjPosLys/BKpJspCOF0pKglQjLNKiveIt0TtKealLNTouMbigrIQp0o50kLdIsShEjytPCvIzqqjT1/CooJitFFU7/Ku+UkAIzLGSuU7ZOqkCCNBzox7F/NriAHgh6KO0gLCggR4IKFpNrgwCAq0BXTiUE4Zgr8iFIIjaP1PI5wcB669DL0jTTzEED/UcB8uz5rmCCxztvCvb+cY9hCB+GOGKJJ6a4Yosvvpg6ftahYp0ZMYawAgzaaSc4OEsyaDkkSgSBHgEsSTIhbNEBQQOC9ikAEZcHyJUfTFK4x40RHqgMiXwoQBEIP9CRQAkrLVJ0TjVfYqlMOJ8eqmictvaKLJmwU7eyu2Ia+0uZ/mFUSkylpHpQohB7jqs9o5Nz1kyn2kk7fTOKa7KSwLL6b6gJo60vnQjlq1edloTzUeKEeu5x/+eayurLKG2KCypG680XOkvXnryjN5fKdzBBWUVzcCaLK7zVt8wuSE8FBTfyzqe6Qgqkjbx2tO/Z5N4dqNiP0EICcnBLV3ixJheZHgfgVfLaC8hhxAbsDHrGgTSCmywrDj00uSDLyjktjZLTFenewnQflF/BSjosTul4agqsgL8bTzyDzUMvh+WYaA/IBDhAAhbQgAdEIIKoA5pyNCiB/qHKaPhxtHSgww8V2NC8MCMSIADADKCAV934gYLbhMAfNxvBIVJTLSbxQxEAaIeFxiIyciDgElfIQwoUIBGzrI5wXuIKbaomtd1hCjFR2whWZMU3e1UHOl+q2694QhEeTv9pK1CkFOQUI7VI3etOaamSrnCHmOoIRop0QpxJLmImMxprOsIiDEfoEpdEmaR9bLkXoHZ1lqwokTRhGZaRugUYwACLTIprlb/WZkVWkWtSTETTUdhClyFuh16CbCFXaiSrJ21nfhobFXa2oyfpTJJ9gdpaVoKIGYnQiIK4sceGUtcr8qFGhn9pzQnasS2ciKQft+EeExsyM5MBhibLwQeO0PEBLTyuJBrkDtZIB6oWAuZpXXtJwAZmMPwhDD3qQU8AHzhOcpbTnOdEJ34UBBqOrSOd+uGHAkZwj2Ok4Q0aiJFEhhAFE6DgAwY4DyZS2I4O5KMECvIHAnZpABNMBGf/kDBDGgRxQoEgIVrkSMMJeCaQIfwjSHmAgBQO0YFn8KqXMnLM6xyVyshEZnXA8t7rnGO1YcHuK5QM4+sk8iXP9epIM0nU055VP+HtzqQZSYtPoBRHm6JqJn9rIRXFxMXZXAWoYUxM+5gyNXUNkZNWFJ5XeucqS1nNiXszG50qYsy3OPEoR5VT53ay0paCjn57LNZggGqUvXhvLEdCI+o66SpBnYRw9iIdnzh6x8bFc57t+KAGbnAEGvEjCP30A0CX0yFyIMIAyxFJh7RlPTkxRB5IC47XLJKZE6ALM2FJnwKAlo52OMAGJmCOQPr5T0wgyjpGMouZkngTqai0jaO8/8k/MNHN8XDTHvzTx8Ia1rB3Vte618Vudv+zznKsw4HalY9xRgABM0QUAoJYQDM+QAEItOMeBRjEEMg3MjNUAwEeQIEIMHAPM6DjBDBjyD5G4IZq3AMdjEiED/JxARy1QxDvQFtU/sECAKSBHmnwQxWcwpZcjVKUt6OfEgeVPiICdzrzctKrtFJInEYtJTRaa5xSN8f1NYdRQswk7A7ZECmSxK53GxEUkTSS4gxkNF/lDVRwd5b2gQ11iVPqdnDlLJ8iizupWmyOo7pYyGVHV7tJSaZa5ahV1ciOeYFfW6lzPV7tRneUHK4lfTy5mapNeG0Fit6ys2R1Ncqlg5okcf+gchdUPSCFxyAZBABwggtgwAHtPQSMbmYARLQDBAHoQQD6gQTXHNh6bPvl+XQHvyE0YmatwGDiOtcjepqhHXkIwQku8YEOtPceI9hHvmTlvTqvkTAyqgqpeP2PQTiXud5UmDipC15mN9vZzzYgd8tBhY89m0QxeAM62lHPev4B0bv0gIiQUI4BCMANESUZydJwiABsIML8wBkE7vEB46UD0emwNwAIEITSSKTc9LB0iP7lJagmibh7/Bq+uNOYiUBmN3ZMypyXh8dXCVnOzaqTTbKIU5UsvCelPFyMu/W0T23nU4/jqa5OXpN/+NDHYJTkVg/1qyLXWL60pInoBDv/Ny5JScxDVjktwRbzO4mkU6T8NU18jTc0+jowh+sIllG6l8ahkqd/vYxMHbUXO20tfnFZqq6kQ5WXqoksOtkwYZhTAh9cQdvfTocZ6tkORjB0RvxQQr3lTiTN7JJbYuSHbbanGx8WJAqWsMIASvBuTzIEbSaIQQfMx22SHSOiIPBAQ7/uYbdtqiFWFlab9kTZFeTvYNwcgD1ugB7pihPar4d97GUvoAV6jGOyv1k+WnEicqQjHoo2xAZEEuF+SkCF6UgDBQT</text:p>
      <text:p text:style-name="Standard">gj4a+9giYKMA9IFCAAYjAAZCwsAMKAIcj8FufhfEBCNrRCSUMx5J9PYnglJxVpY5+LsPt8ZvJvMUr/1dFbqUDtGh6zvlRs2pXviOMLvGttxK7IIujz4uTiTirwEqVqzIy9omdKRoRqoKVAFyeAnwcBfGVrdGSkHg/sKGSlWASIIsZJsu5jDszHLsO9qkmn0KZl9oiREEpjavA0sAiUQEJ+CkNlAC7rMqbmdCJMHMz1Zq/KmmhJyOdOQMjx6iMI9sH3TsRdTuvArCEckiLI7CADziENECHDqiWDTgB6iEtJPklcgiOdYAtzBCNBdEY2YmjfVgDP2CE47EwRTMAmDnBIHoTo4oaOVscmuiehdAm5zI98DCHf0i2f/Afh5m9RnTER3RE7vIuB4G2XMnBXzuCTDQprbFCppOKff/AA0S4BzyIkblaIphgDhsAAUgIADj4GzEzJL/woh9iH56qKZZirD3Si7dSiTaKFFmxJuyQIEPRE16TC1EBDLxRCn9BEuuwGho7lssYHddxKQ57RbOLMoNLkqjjMlNBwb0QLqaSQauQoogTuqQjikyaDkucJWYkMc+Toq/pub+BDEhBCqSCshrDI8+7wOcQveYItkhaIiGan13bwWlMO2R5koMDxsKimiM8OIvYxT5LHDsagqqQQXQcKzAhHPVhOH5bKTX7qbIjuQS8soVklWTsDtMztufigm9SNkiUyZmkSeySNmp7vYVUqbPzFLCRone8meh7Ly54Jo0LOoMYgAX/GIXnGTd81JeFPMWMq5dZebOhKCLiwg6djJu2UbrSEJ1r8rnXwkie+4iY6jNG+qQBjByjSimtiB8rukSUop2z3EqLlEBiGYkgjKOfq7heQxT6o0jLscAWnB1+mRVyxL/00ZOTwKI7E6Sn6pZgIQ3a+S0Qk7J1nJNBA6SGq8oVVBLBkamomUFFapUzw5whi6u9kaO5Oiyv8a3DyrpjnDKu7EbAokYRlCQ4qkhLisZacTomOzv1MSoq8xfRq0zK8o7TK0TyOI/oWo5FXLaalM7ppE4BWieP+a5nMylRETPEuKojNDoUuocXwYQDBDFufIY3GLzcQpOh26pMYY6WQ6Sb/5Mzu8AavaGjtdk6ILorzVmKedk1+VxHIXoJxpAViRskzHxIeCyLg3tH9YMc0ym6At3B5XlGdaG/FivN9qtLrWgzUVnBtvhDqOMVTOmKVYmxMAujKOqcPomxHCO4yFyVzzSsnVALUSqSYCsSm8pRiBQjMmFLyJDNqGMrJGIcwVwiJ5JBEgwlxEwpw7SqQAIWNOq6I3SytjEUldyXbilCOQOjrni4JdKcQEkqVCw2/VHO/XnJRAwG16vON4XTOD0QSeyY18OLLWmp0ymljLQOnLmHUdyHv3CTX1sJgZI+u/s4liok9YlAWom6PeQwFgyLWSJQpsirdPQ6Akwfutipsv87k5FDKve5sofkyakAuz4CTrZBMXO0DMAsyMkZwbILRzyJsYRbUEvxs/p8okbJs9IqS8+zDJ70nqhTJVyF1TmKHH3ZReExFJry0KpBo7h5P0mpn7tyIwUBncLziXvpC1DC1MhcishxEiK1scLQwNOsz21VKjoyEkAxi7GZSisJwWmSMaRo1U8No0KCOGvCVF0zzYbDjAdIvWMrxOZcGABiRDlV2IVlWHVaoO5Sh5xci5/Ksg0NG1AJCwETxQIgSvNMrsJYgxKiKNgUU78gOL4aVMZJVNi8zCGKGWdtUD5rz10RsiPpqCKsWJuVQMAKq5mrT2TRqzT6o9Rhs9waQZT/upU3m8YQDYlWwhAzY5MaJBRRqRVBurO/UaT5MRMC5cnMbA5exFphClfVEs1RCtECBBap+avc7NbfwUZnUps+ukqM3StfW82SJaT/M8hxPThPMtf3w6k2OcLQM8g00RsOZTh65JV3JA1GKZYeskTRJJTLxFFTyhy2tMw+VDLlwp+WLJjUS5jWS9iGJd3SXdjrbCBKfDZI9VB1tAzD0leFELA/lTSKfYt/UIJm6IMTYIRjwDwTILOq2qSjqtlfO8XOwdaWGNTg5bMomciUU61UycaSkKCt6Mj/NNnGIdBb9Ju7YtpAkUEqO6lUpRKdYNTJyNtyNJUt4jAF4dFVwboK/2w/zwvPCbSkhLNF1qmbL23Qq+IpSiWsK7ma4dKj88SrNtwNLy0tAhQkG5UjTSLUxonGFgrTylkXR8ki66DacHUTOYlanurWBK5VrerKMZoOXTUqNUNfdKVMX0NV4HoVqznATF1R482KQVzO8cCtRFzEiDXdHwZi6uQuanOnSjQmuNjRxToioENVJADFje3YPFETFgiBNCAHXYi0HQqMCO2WFzwp97XQ+BHeGVZUDvywsV3XzrPYiJhcCjXcHpUxw8ApoNRAFWuOGoWOB25LzNzFxXSzXmHfI9mQr7PAZgQ2kwqVwAU04WRVzV0iGA2yXcOb1sEkt+2531phf1TXpP9Tq2EtLALFOkqmR2Bk3/azR0saSWhtpNqZHwA+zLccVZFUKyN5zV1BrLQyqdLBYIp1P2rawNmcTJ5bQr1MnKJBzHtJE4UME4HZpjQ9GOg6WDcN4mmmZtlD3ex0NkD+I8qEmh7ywCWT3ehDBDwoz1Xxi3+wgBBoB3rogBgA3lPpx4fjnSFTMuVBIvrhq9RZqeGy1Mxx4D0sS8dkidHoYAZFO+UFyKkJFHPm10SlLCxtM58yi50Czf6FYU2pStEUDX/N0bmxVe6Ikv1UMRP9aLZhG7WQ3/d8yqGwP4s0X76BOEbNom4uDWZ0irBtaXGMSgDVF0VGJRlWYpvzKYY0wBH/ddRsrR0ieosLHZV5zWDEuRMla9+YNbOqzQtXCSIILs5MFaFlpE1y9TKrrUDKKjaCLVhEXBhw8uFqZuu2bjY6rbZs1sFk7j+xiRxcgTgLBFy2hE1Vq4ktYZysWZe9YUgXniudUyXW2dKsKyL2jTpSwhQBXUszu4uxwUqn7JLG/UCahVwKrQnOWZ83iVcQ8zqAprNfbBX5FFICFDlYBCO7dpsjKiJeXCPJFausJBXptUs40xRW8Ypn8oryxVAmPO3zE6xBDQyvTunH4DNzrZLHjl4Wi0ALBqwQBbkLdJKTIe6QPinlSeatmozvtmxbGdWt8lSurGpfPdAh9GBAVGrQ/3krlH4c0VgBLWhmYwNd1lsPaXbr/vbvc5I2bG6277ZuRCLZsUvJTfFFWw4VNaqTxIZI1zTJVVoxXz5VScWkyskUKSNXsgBjxRKiIwNbI8QpOJEbx5npwRgblwDcsKxw6x1cG+ZnCdfLubBsZgWLsHtpCuSauErWnuIqrI7j+iVsSwSkp1lLyPjxtmDNr9VHrlxZLOlknRPVa01w/7QSAE7xPeFWVWUbuspIb/yjmbOLW1QlLpfKvxY5MOcSIB0xkhBBLO8VJI3tNUm6LJca5UmqpcbhHA4P3EqP51yOtf7vQjd0BLrOjonrZsvHz15kEC3RDcw5mAoKXDGzBd7MtP/wLYmLK2N1qjKZ1htzRgeXYiQRMiVtC8VNE+bQzDO3ZSsSTLZo1k2O2knF564sSvBFWmW1VN/u9RPmlaJSF8ZUulGPol+FlB4UqxTUyS/jz0fRzLKQ6sH6X8bW0FBFKbFRalw1OZ6VmpSz9dfRjsUcTLnyv3wpOMoGZxP0yr7+5KDji0vpZ+bmGuRC7mVF1/n1nSpfHW78w6N6TdrhRYgGok1avx2MYTWhXmZ2ZkI02P/h70OX+ImnmIdNXTulQRu9Z5qmXL7Cx3dtdw3cZZ3ceDvi2lN8H0JBUV0rcEd/8CjjpNZ8Eyd9jKLAEP41iqI08bBeZVTGEyVvW6gG1dP/PMUlezkBDuQ06/XKMsHsdsMyRfjUvCR/vqL10fT29qnwrFQuDbKf7lf4ftWldssdy/oZplrrLnpHF0ziQLOrSF98nd9NWSemitVAk4s+48GV1lHfRKxdq0vIvd8Brchfz/s+TuoG3tFErUwmM2cfshywrlQz6fMcTj1AB6fpovjM1/yIgeucPOSypHAg/EbrlTJyLxYbHlWIUG16GfcnP1dAi82816rw5rCbosGp9lRlfi2v3mJgCU92hUDfBCUVe+zPy3nMXDJI/8wkRjsPtMEGprHjxNeKjtVGuk9qNeQXrVa92PsGd0vKOdqoBhyo1s+zq9Qx6ri2LV9RMlbQ/5ecqBb7/ZPhs2+buPROWIFIvrxqUtHgp2tRgOB3hB8SgQWRHEEyhB+/hQzLNSw4cGBBgw4TDmR45OLCigIjNmTID2LFhRkZVtwo8uPBiQhFllxJ8eNMjS8HkiS4cmRInSxh8vunwJ49eEWPGk1KFN6+f/r0/ft3LurUqFavYs2qdSvXrl6/gg0rdizZsmbPok2rdi3btm6zQoxbrtw6Gm/vhjXp8CXDhRB1FryokGbHj0MCrzz8ESVPiEMGFk74OGbNnZANauwpspxJn4czSnQIcebJ0T0xplSs2DHMkxtT6uzo8p9Ih58P/vy7OCHBzohVXu5Z8G/GuAIdoiys8f/z7pC894rkbZWnZuogj/zjzXclX8Uoi4OcfNJ5ZImwexOciDm5zdoPdZI8Oflxw8sSQ46OaZ63et38NwPl3HZ98dQSgDTh1tdwO+nmXWGc6YQTdNa5FlhFocGHH4H3OYZQSoOtx1tmi+W0mV8smXSfaOkh9t59Kr1HIIS4vXQihxQqNtyJKi1ImWcY/lXia86BpKB7OFl3E4ivZSSUUURBGeVS9gzAxT9TQPVPDlTh1aWXX4IZpphjkllmmY3RVQ4V5ZjZZYKMlWgYeJklqB2J10Wk3oY+jfdRiX7ZCJhNC9E2I2PHecTahQSGhJBt5iUWoUd7gTaSYOjJ19s/EMb/6dtxRnpX6Z2CSgrjgsIZ5JpFPwr6oZ+xwbqebngyRBuPGFGnGJKyRcedpaSKqNtBKcIkGLGvUsioh77WySef98kEmGjQOdrXZcLy5N2I2mpn7Ii/DvYfcQd6RF1GOXYkmH07GQZtixlJduiqki1oW6oB6ppYuefGOChgoCnXK2j8+gTgefKWe6J1lxbcrsHprYfoTMjR12KcnAk1pVJKRdnUU1FNwWWbI5Ncsskno5yyW8bNVRcVKqfVn2GZGVpwqDF6SpGo6A12U4GBXmRddJ1hV3BpCCL33J0zxQcnUPGaZpPOyZ2UWm4F0xYhZiJSSxp6o2kLLa7CBVfRrArZ/9nruPRBFhORo67HnHbxJuzeSx51hxtr4LnE6K993wvr0SAGWeRfKarXd7i/QRdXYfQdehOlBqaH3KskqRt0iLghJyxFXQtcY2+wIRkxbMbhRtqKw6qNHmNVU1eSinT+mirrsSsNMXvqLdvzhKYxdymnnyIp4nMeGv8S5lL3ylig332Xuu5+OuSklFImNYA9TWEZFRMiwxy++OOTX775XrE8FxXrkEykWqxCmrTkyrv+l34AFk9nZSs2+vl7HTLmdBlq1OQWc6q3/eRoqpIW3tgDvQK9jkgJ+QdfWgSpcdFuPGbrjGqgd5/9yAhVKonTAKV3qh45jFgimhl1UPef5f8YMDP2WaFnWogcj3CNJzPpTnvIJin4ceRpNCKY7haknsLsS2vm0VavKhibSUFMZwKU3wx9pzXMtMhcaLOZtV5ntuZhkVFjq9bATtMS6fXrU8nqX7FiyBfe8U12V/MbUNwWL3ap0V5JCs/eBKihbcEpYEEZClIKeb0bOCVLW5LK+RrpyEdCMpIra8w6ykGDl43sPUNQS9to4rplNWonK+KgDh/3ySvmSXemSdSeUkWsIF6xT8ypDY3ShSi7RUaCpCydg+7lnZJkDUL/sRzU8iSbcNWRJTNUIv8ghi3DgA1AKnwgfhi2HUddCF6Wa1yrKsYz+YhuVp5L5bGueKrD9Sv/OH0bnC+/dZ0P8qtnMszW7JzlOCUS6UYVTJop+9XMZEnvmO6B3oyYpkbddMh4AkpMpSy2sHmGzU7B+po0sXhEC60Enae5InOQ5zOBSg15OSIo9DzVwyGF8parWQw+rXe9QhqlCojsnpbAJ8mb4jSnOjVf+taxJpJBJGvv+6BmZsUr1ETsX0+LWDSfWEYREsorzwqKVDnDSrk1p2AFjRGkBGW/9pSuXKUsCAUtB8F7+ipAFlWjEzO1pA3KZH4BEl0NCbfJBmoSU9lkzxd1uFFK9cR+K6xg7gQbQH8956mgpNvPWuM2vB3vPxj6Y3Rq2ascreuvRHXiDVc3vXFuh1s+/8qXtYxIx9DWFUZDOxVSKacwx2Kxc3mMYHVW6B8H3km2jYlQwOoGEqM+9FBjzMxIARex/9iWpfniVcZg+lLteSxL32PkTqtr3eti90vpo4s62tcYtWyHN/5ZlqgAaxqDOnCw83rgFw0KIa0x6ZZ9A9RigmZYaWVoargrLVgDuyqtUlZrWdttZ1B13heFSjmHI+os45ZR14WKfoZT5rfWSdc5GTAq7eksi95TxoPdUXT7g55LggadvQSNlU0Mzo6I1zzVkep/MARPs6L4QxXx8L1R0+aBshU5cT2qJgYtF0aRx9cEBpCxamVbKvcjP0Y1yECrPKbxvLM8KcIKrUn8UP9/QBpSFD0whzUiHedyiNAsA4U48lTJPzDxpCht7CgD4N4is1SV7OI5z3res1ZQk6ZLksxe7zvRk/0rOtSOLo9PhRxsoFVOs5b0TUROcRsXpSw9oRMxODSSv95pmU+9V2eestVALQ1O4RT6blvzr4v0l6uTuo1hRWTs7L4IxcGoeUQ7LrXr5vsbusIGq7Zsj2nfyFtzFemdDRXUSE16OVQrdca3C4zXGvZVAwYqfj6uEcEgG0EQ+/iFu6NwLFvjSxFJOp61e61xYihGy9wMVTKZEIk9NEpOsxSpso7yhtT5Jk/NEkTVqZ3QfhIUHDj3pUTxWMio210+QzziEscp8ub/oib2jQzd4BXiHxukRJSOt9X+01ECi1yfM8Y3zD6OWk4Sxzwm5a2yIyrxs+4oWYnRKK1IPA4FeUa92ELMZ6AM9w0/O7QisrGrc2MtiMwKvKn6q61B/yUSxevJbjWRWSV2YrmExJ1zpSZhHLLmzGT2Kodm0a8x/+XSnMUc4xANlTBEOu06PJGcKaiTHaTQEn8SE0Ot1HkABk7MWbrYx0JMYfHBJrGnBnfTrlCP2Mr1qSyHTjXDa0CL/VXLkaxDj3orT65qLvacO+cr2dmmE18961t/MtQc4c/e/cv7WBP0DWvRMq6aUO76JPCgjYeI1XrIsEfek5Fek11c9iwAkbUT/6KqlkDrhODdCZId/hEZQcxKjO33+soj6z2Ddsv3uEU6KVdpCPuZBb6HqzNSM0bRZ7i1cbsd9l5Ps/La6VzVsmQrvIG2m+X1FzqBnfEd32GBhPlhBqFpkQYBC66Zm5LAlhi9SMENk485X8AcFeUkUC6Zys6k1GN1m+EJCLplStWQUqng2yd9YHgJ3GW5Cl3pnsx12iDFmcIRhZV8jMO5Xg/64A+CSfqsDya1iTa9D4tcRnAcCnHcxtxdYIwsnswsXoaslBPZHg3GiNd8H+xtkaYdyZPJxm1UiqnsVq8lTYz1HHL5VS45BmQglblt28AYGxp1XuDxSD9Nz42ECK9Mz/8Y/hEH6gp5fcrdrIstsVx9ZVFxGYyq8BJxEZZCbFqahdJ5dJSyYCBRTaLRsJfXjNDceVtcOdBnxN399ZW7NZWNwM7khFi0/EnnNY3bgVIuJQhhnRx8bY0XjhHvUGD0NJaoTFnNvRVtHZNsLY+2hdI9nZmLjBLpaQxMaQ8i7eAi3RkQUmM1WqNYlANGZGPs0QANzAV2REWlNJONhCOIIEFWkFVUyBMnPV+SyZ8g3VIDiRfv0RsYAdbXWc6CINTNYKIXDlxbkVfOsRf3pRTBFE5L6MqK0EYDPUoRFd2RbEf3+c8i4p3BfdhugBCmwAqOGZAcKoyqHVGiCZfPVca41E3/AzWaGq5Z9PRT75TRk5Ec7FRfz8ALiXkRjEyNyyVUv6gaDu3Vq9UfTqJkPuoJoEzWhMlctfBQ6ChZ9FUGiTFRiyEYto3kDoVeTTwO+hFgbSmV0vhR1pHhcvXYRjGI3PmEjmnOZvzDIHAMDhYF96QedV3jXNJlXbLIprCJmjSJhkFIGlofQE3HQFxFQ2DF1mycKAYOAb2Rve3LFmmOXH0NfemjiWxbYn6H/DRk6SCLY1xefVVlwN3dgITRVwkfxwXFz0kUZd7LG+adD8UVjEwIEhFL000guh3LYzYer5zYRZJW/jARjCldGeIK20CRzyFi2WAY2SiY9KWZSYlNtLHO/0RmEeuYY6TYHuGFEPy5R04sJqbpTuAFSLvJod+o2kG6TvtNJmJwyu/EzrftHOLwXz6B4jIVx6WA1D2tHXpOizmpXU1EpEDZ221ZSEhaGxLWygNoj3PFWZWgXlTEZV1CaIT6oHFsyjqogyWtQzoOmKsUTVCwiYapY3pkhfVpGF9wkhOFELTEyrPVUdokGwbhED+p1QJmi6IwFXHxVxolFU0OYsE0HWRt3r21138pSM+Z1cDkIy0ByDM9oldGUOGcmDLVy54Ax4E0zWSMyP2k4kAtnZIiSaN5ZpFE6aIoXnO84lkKFwT6YV9BIL60p3+kiy6qimk1U34ETNow3sMgDv8U7dAxMgppEVjDIKSRjI0aMWdiQhoCPVikhKTATR95zolkoFse+ugHjmUNwY1u5cqAEBNhnSFLVVR73sxwjl/GvJlbbk8iicw0Smiruuqe2c4QEAAPXIELHABCTIf29Y8dnWPZwcZVLJhaAJbVZRBNvkkqjYdeoJ+QQRAE+UznzejmEFuHYWD9tWHdYcjYJI8SghwrKumzYcdE7WR+ydcB+pVh6RF6wpougioUogot4hsAKRau4EpQbidQpAivGOtmYiQZTup7UcptqpPgwVgaxVfh1Edy/GTYhQh7hNy7KVRSkeqIWV22emLu0aYMIaa5iZm48qJAIaNFGRl9cSf/H9oJNx2QsBBTwiZeEjpL5bQmkpDQFOLMj1idRFYd54xsH16KPwriJhFSnC1oqtKUNL7q0SJtdsXFQDDAAoBAJeiAhmKgyYKUkhHQYC7GEWoU2PmQfLSNOBoZmE4k4BFsrHjTtQalvfyGKGFqB+WcfkFRrvkp+mFpZnLRX0ZeDYGtJMZPWVEVe2LLfIDq7ukIivoVhDUgwjBa2aiVvVHr4VJihZ1nAj4Yi5liShmcSx4WNz3P+AEdhtUMq9wf9ZUptVmRZrJdWOUbtaDpSXGVixqo0dSTxQggxchLmIrVwcht6Vyn9BVf70QaL4ocdEyM7kXfbMVfu0bGyjohvpEc/2t9nAi5FKoaBTTG5cMlbfZqbySxjApwAA9AgQ2sAzjSxoNMqwu2TtScozrKxokeoywyLmkem35UG+FEC+T224U8ZIoaqFUWiOLMnCe5rUtgpeuyWm/dHJbexD9wxItYFn+EV6xwXQ/VhnGNjhsi0+BWKW2VCN50xnvVGqjpRVn2kG6WEASpInGpVwvhU2UNiWZ+rSc93dG5kBpVjbq9SieOB5zKi0n2mP0GDhCrhvRgJ32dJw/XX5zWToIko46CEthQJ6ip3WsxbL8sj9flLUawoWoqR1eZr9uCS4dhi/9slVfBh/kKkKU6T/Emb3MJrSHJVIPWlFxubx3bsfjo0P8R0AABLMAb+MBITIe78ItHhpEIUVXWUMTGuRNIqqBJTZR+TQwGNZbsPCqymUbogmq+1K8noRBG1WTxUWEhZxoBy1y1aQr1OQu7ZlQYppGGKRQAdZ3h0dAQLTHMotQRDVfoQJ2v7KQtXeA1naCKopAmVZu9fKny7acH24ytHcpDohyhgpmgWkfz5QeVTvNPBEyovcumydMiz8lHQhlPltQC3nA18V20TM1Jdip9JBgdVUbaQLBmlOQ9FioL99gOt6sWa2LQ1eTcARKTmptyYBiITK9bQpeqUher3vFCM3QRIgR3MUANAIAPIMH6ktoHdfHx+kZ2iI5VGA8noeJJYnP/BO0dew2bRQmgBnGu4C0J/7</text:p>
      <text:p text:style-name="Standard">3WN13H47gGFcPulQELTTfzwuAYjAwYaWBUvqAVCWOEkRJfr62KoVzheaUrYTwg5RJJE/7aIg6IHyYliYwwwtpy5ghXcXEODKGVTHakLCKIHFapauXLdBKwvSQ1RMLQksDvf71yUlbIkIhTGuEdFeGo0JCcNIdStrGUvTbWt2WI49KPiXUVtR4v06DYFdrcMxNQ7sgJB05iRuvNZa5mzGIUXJ8jJlTBALwxx5zeFNSZ6jV0aZu2l/DEVRBAEfRAk7zOYSByagdmjwxmjuRqX6ZFw+RrKbGgUQdqS78hjwiNGHqYbOlXU5N1llqkzpIw/5HMih92UgWPMyU3rkFQEEq5JpEiYfJ1znWXpU9Gij+lzhnFGHicoZ2EF/GeBsVoLhLqUfaVoo3q75O+rAM3a1VzLbzm51LO4s1JkX1g31jK75vAM4dtdTZN1tDpC2zK2GYF9kg1SNTEn8zoie/CrIY8p9p50rd43PMGB8uZb8t96sNgpbqhr7NmqcJg5wqplnAXC4pmnna2GTyc6ks9CVyKDPae9o7zOFsMtVU0rQ08xiZlVs95xGA66lX8alQIC3hJiLPglZ7QWJjGuEgTpG8t4UDZ2AsfG+V6E1w7U65MKqGFMJcFVPKW1HAt5HIckIJLuCk9VXaQa3zeS2i5S/8mS+mF907c+VzepA1wGVOSfV6LmauNRaTgHXVBeovV8CgfxtxMo2knLlXuplW9smReIROLJ+BcS6y84eRKTR6ix8sGlxE+txGASzCLdK6lDQoaYUiRKUcuIUyPqncQLUraas1XyZ/jKg3NHfpP3hK19l05z017qNk/IFwz3iCVRNeq9vizQ7tZyHZUeC8WEDtKkNpkXMUHY7srV0SuvoSweqseoncfYlROjEt80c9tIdU9cU2xTW51ktnRLeuf1tyiKlU5gZnULdjX1YoB6/PW2BI8GchwLGRDArejDqhlG9PdwFK5OY+xJad5l+HZuBsC7av69pt0F9y2sDqu9JX/Hw6bFUL5kk0sYsIeja53Gq2SjAj0ADlQMWofgftXafzTovAoRVEZAhZri/uRpZ93L3HoPA3XJRtcw+I8/qi129lkeKRVAJ0hD0Uel2184536SR+KqVLvwjnFaNNxtIN92GcFaliFrBLAEahuuFPrVewP1k47OmktF91RqCXsatyjcr0JoANQovrI7qTwZUdns8gRZjHY4wqTF0mMbi2l3AwfbGfaivos7cjop/RcwwJdXtnz49LWTx6PhoeR/U6nvyNb8DgrTsKgFCf6+WmxgUyNthwL5VDOI4ezFKNujBWnBfUpQc4bkRUw5+HeSMsQ8LJKPxsZveKr6LORzDLT/z23iO2ikJXRjA9lNm+nenKt7UDLy25zZIQZ/xCclzJy2phpJq2s5MYW6LUCLZR8NlE8oxxXhUKLffxHO5pANANQAZ92xIDxXIn6SWBYBUAgOTKEH79/B/kRRGLwYEOHDyEeLJeQ3xEkBCcW1KjxIr+FC49wDFlw4pCFGUdmxEiy4MKKHi0OsRgypMCTHFuOZEmRIs2cBGNWBOrxpUaLRUfK7NgyYU2eRAUaLWiSX0amUGn+w/oy48SaKSuCJFiVKNSC/3Q6PYrU5UedQqVO9Eo0pFWBCotSrTl2aFSKcrny1UjVJUypdN1+ZFrYqtGOOl06FWu4a0+e5YayHEvRpf/KtlOZoiw4s6rCkGPt+gSsEXPZmX6Fwqbrcezao3cXCq7LM6hbvi7xlgxLmrbhhLkHF99JlTNZm0WhF30+NirQyMjpUh8IunXRiR2Rfw1LlvVVthsJc8S7ESXstx3tIgXNlDhBrc0F/tsHz15////748+eff7RR5+DmDjonIgYbNDBByGMUMIJKazQwgsxzFDDDTns0MMPQZypnHXKKeccFVSgYbiyKvoHI6oaeimqIyZqCK8jGgKpRQ1xku6o1uZ6SbKRqjsMPOpw6is59HQcjDSnumPuu+OgK0wxv2w6yrTcClvRtpxGI6qkyHKaUUkk0OprM+CW/I287YIsR6v/gSYDjzy4iOztts16WupF1wrbazSQCjPpLebI+86noGD6SKbZLFsUuSxr8208oJBMzsoVr0LUKx0/200tJG3ik7yoCN2Oyr/YGy+57hqlab21hHPqKsWs2yi6QGdDjcmRiAyTLOLWmk200bQD7zaetFts0M3ig66yltZjySnq1rQNPrPq2owm9y7SdjDFau0sNud+lPEshOgr6h8FArSHv3nl/W8AAqc48J8pFATR338BDljggQku2OCDeZRrRHVoYOIcEukr9T6jYlyqHJcqrqkhWzck7canyropPIVI1dIvsLYLFk6WphR0yqkmM05caoed0UfBwvT2uXHDWgkm/5wJNQ5mpoC6r0uvVnouI9lYHNqgkMGEqzSz+IwM2vTK1FVL5yod9Nys1XVVUB1PE9Yv5rjkbUnFwvZ6tteELFLM2L6dj7bTbDXNNZDHNDKpq2ydmk3BRdI06py5HXZYJHf7zlCuLDOXJcayc67HN8NlUVEpeboLcnTBLPu6Z8fDslUhH++aOOGk1unRVafjbiO5u/OpWsjQ07Vyd9XFWAEBAfSP3gELzKHff9RBWPnlmW/e+eehf15EEsuhQh1VnxrrH8AWilFQfkooIcaNchxvw2aXfdKyTJsMksWd8ZOV8uSKJZvM+zG3LlhmHZVucsQ2EpTGaC04O3kJybQFlv85Ea5pb0nNjLJEtgXupjzv80lU5iK5MFHQayrR2k62Fiar+EwpbpIK21rWHA4u6yZvupRmrMUiJCHJg+/rk+JYtJ2zWQ5u1uLS33SUQqtkMC2u2ploVpIeWSlnKYobnLpIBZrAPapcMgwK9pr4tarNDneZ+grJDCOersElc7Bim7NeeKcpkQtsb1kWteoHGZNB7oc9i1Xm8HIRE5TAcQc0CLzqRS/g9WcAxNMHv/5hvH8sKHqNdOQjIRlJSQpMBQSYgRBIkITqUQFiiXpaVSa2nYqx5wH2UACmKDI+7fEoe8yiyGZMBUvQEARntATZK3WFs1nuspZtuqUuc7kkV/b/0lS4tFvujKm7+cQyd8Q0pmBsibP7RPOZyIQmyPhETVve0pW7DCY2lbnMam7TmuLc5jWRyUtw2k2Wx/RmO4U5TnG605zV7GY30UlPbhbznsAEZjLXyc90CpOf7WTmPZu5z3DK8pzJIac9e4lPdiZ0nd90qEXbFQR4PeApz3nXIP8jyP7coED6YiQjJ5lSla6UpS1tHgMWoAs3yOAARKAB9QqHpO2tx3tSK4E95JEFeaAAC8/oRz/kcVSlIpWpST2qU5caVaVClalStepUl0rVq261qln1ale5KlWtYnWsSTXrVcfK1bNGFapOTetTmwpWsmI1rHU9KhbWwFa70rWu/1R9q1XdKlbBptWvcd3rXA+71bXCVbGAdSxc/1rYryaWsX+1q2UnC1m9FhazfPWqViW72bi2lbGDzaxm9Ypa0861s549LVrDStrSCpaunKXtaOGKVy2UoIIveVe8hhe8KpD0kAdRJEpdmlzlLpe5zYUITOMAiUocgJOcRBpTttciMKEJIZ4C3wYIsIZ8ZGG8eM3HedGbBbyu97zmxQJ62yve95ZXvPSF733dK9/65mMN5r0vfPu73/jit77mVa9+/5tg+Pr3vgf+r1DtS2AFSzjC+cjvegX8XwMzuMH+dXCC8zvh8wr1wxGe74RLjGL/ulfEI8YweytM3xMPeMAptv9whjuM4Ba3mMEhpvCDOTxeeYx4yCoO8I93nOMbJ5nAMxYxh1O84fraGL1QDnKAT1xiG0P4wx728YJ1fOT0BjnCVJbxfqWcZDHD18xsJrOP21zl/TqYwRBWsn0xrIgBmOBOdPLIPzAB0kAGspAEMtDxkOtcRS+a0Y1WngoeMQNgkGAHSKACFWhwpaykEjZDKN97jhBqrWDmIjmaiad5RBWZcM4tRsnWpthYw5t8xWZnW8qQnqO0MJrlZ4s5dW78rKjQrAgwwVp1k4DVHEXN+m6NQhd1lnKTYocpMenqyLGLoxcZWXsgOkRXYlYNnbotmyzhxlO4gvOob11QOo/KUrD/dN1sdZH7U7TmYejMtmtpl1uHvxactauC7mHjrmUiszdmUrYVNopMPuniHnE+gvBYwRGBc8tSaNDN8A1m/G43ugiwjYMEhCtp2vtTtrvJUpJrSaZRj2pWx+cGmNXgxHHersypVeYeohz7NT3vXbjzxOpuV1xIuouJ1f7xgCoMILjBs8e99qVIRCba0VW3+tWxLqEjBOEIURA5idZBhXLYjiHJBcumxN1EN9YmOhYMZ9MgZZW3tD1wn2sh7ix3GJ/YsF1vNIzcAngYagv+RwuEVeDV/sH/SWVi7QrgZ+iuq1Yzbe68CnzTugT5o3QRcOIO+TGLOL/z7E/zOdTd0maX/3phtd1I4wl9dOQOtSrtPe2Rv7xU5s4n3H0vOmULJ+0HX6Ue+b3yglfXyiBFJpxMSoqSL5z/3p5Tzzcw8zT7kujfzqvAaX50mJ87Azm2D3toQUAiHZ6hp368rK+f/e2vehDWIZARYVrsqO+ecuGewbybpTXk2tKTioRSbEbloiaP4CaCBuWNaI8qjiUBqaZ9IOd71m0+2uIAb2NZXqSFNEIrAgUBm6j/LEfnWmhOai3lcALXLvBkKNACISh9uC8lVuKCsMWJkuKHjuZc5GJLRKg8FEMtFudrdmPfJIeIIMjihmM6moQzrs9V9k9+msLXEkM9QpAF98TZTFDb4s7i9P9m2fakVDpQZorwgKqwPaikZdbjdUCFAYsujIJm2uIDS3ougoJlSl4mCB1w89oFlbJG5hSnb7xG3b7QWA4IAf3Gt37H6ZwO6vLlIEzK/RzxESGRpWSuRDgp05INR/DvNHaIN4aC9tznmwRDR9aEiciDMHyP7S5DlnRIB0XnONYClYxNCpmoWEzRbXQJlpLtV7qnbXTDgIpEVexEdP4BOJQPZmpQVWojWQpI90CjS/QQ5VZFUzIDiU6nWFzRad6jGS+DE3euGxMHO2opLcDoKbBHapZkL56jBpsxZZLxjC6QHJPx+AzqHNHDGlGFjPzIMlylnYqoh7yNMzDlMzKj3BD/pzlKxwldZ+dMxwcnChnlJptIQve6hk0YJRRbEdxWT3cypW+uxY6KrlAKZSpMphV/a9DMzz+4oEDSb5EisSVd8iWZ5zVGZCbFrjhKDf/ScOI+o3/YZFtAcI1Ib4kMCBX/zo6SMGg+z4uMI2l8bTxgBVjY5Fg8xzt8yFWAsknsoyce5x5PpRWzcFZIcBCv0Wl2gm2wyIGohDnoZPOisHVMsChNByMBBSp1pjiIyHKaBVQuaO88Jx1bKG0CEQR7o9xyrfduzWZ4jUwUcBvXwywByJOKcubW0nCMci12hi3/BwT5B1mO8g4txdmQkiGjMWgCJ0qaUQcL7gQ7w1dYJo9Q/2mAonB/gG8kDcVQmE1tQKVVVO1cKCg1AcfTDhERhafQSgrRYPI4kTM5PaTYaMRE1OFidmK57jEXg+gJYUgFe0ta7M6A+u0mWPOEesWA0GLb0igJ8VCFeDD5aA4/1PIGX8j3Wg0tzohMamguD6cI78NW4qg68Y2FiAQNk+1l2iYirfDl8gJPTsj3ojHvco9mPgkOe8VK9HD2yuMS8ae3IBRxYufzHqMq/WRsVEZx9EQk2eVOdGk+fcYad9BuyNBU1KL73nEfWw/x3EYTE6hrcqWDZEbvruN11KhHmNE8fA53Mqd/YCVaDkMNe1DbhgD1/mf7DBMaS/IkQYqkFjGR1P9PObV0S7k0IrKERBigBhyhBpRA5FhjuUKRh8bxMn0kbSDncVYlR0dUV0aoh1yu1VjlY5oF9VhHWYbmb2yUbpiRLo1xHEMGb4gilH4QO0qFCQOy3c7iSDAHPknHJlFRSfKEV/rPOkaxLB2SSj5DM1eiPb5EgEAH3v5zmXr0Vi4QnnKNU8mTVVawB7WxI+ewF4ty92QIOzTRNXaT3E4tMHyEVabkN4IVN4MwL7kzTp1SOQBDL24EUdwGhpaygfZwHPWm19SI5ObGDtNU3cBkI6uxUS1PKM0jDI9vfXCjVSwC0AQtpOrFkPQlQViyS+31XpWTe9YBpt7gDXzATHdEue7/jgJvTym2Qgm9kRiD7x+hJCGGqCx8Rvk0cDnwdGT6TnLe8YyktTAndoA880k9zU4YZ1kNwzZZQ9vyQ1j+BmF9D/guRQPhA5a6ZPDwcGvkKIaIIy6cT4rcdG3Cc2pcD0ZrxtUsriIvp05+1ER7h93Eg2kqkD705orgpzDjJiPfI1NOcEH7QkUXTmrGaCjwQtsElNrgU2U4h3U0c4GYzc+yiH04yEmrRWjgE2eEbQwrtN0Y5QNf1iZL1mNkR2b3L1XmI+mW7iQBBOqKq0AOInnwtXEdFxJlbl8XYAY6IAvcZLl0giMxqEwSslddaNfI0CjDxuRqR3MO8ilGrYIAtSxH/1cb0XOFdO51vpPcfAlZ/oxTTIczS1byii8h5BM0Axd4CdGFsGNcmVI7GfXzTM4VGTVYRVUQyWZPT6comdAxPmb1bm5F1PJkl+NU0LBSJyUGBQcaE5Zn+xE4ODDlEEhTY9AsdwZcapZgMdZXRidwuuVOHlNJgknn6qZz9uaLzMXkcAYPSYgwxYYrsRFinSWL+mxwGjBTl4/g8DcCN7N79kMLnE6kiOdKT+pxPfiDsS5LqucczoEGHK3XcpMvgOhUpnVblKMUkQ2FLcOMnpB1Omc3gCkKc1NQgm1Fe1UHC/Vpi4R11nLW3tcgrOQYlUgbV0MNqeiTVHEHffQUCZQ7h/9X7oDj6FzpScCIUYDEMZRWU5OydzzycIiYfwZz8FQtd/0kPbfIZ+6kL33lEokGPIcjauFOZJu1HMV4ZsNDgbcGVsBIcI3ocJZwFXNpKvtSEPuvYdNGfFemB7vvCXs4jn+0S2ZGcdpzB80kbg45W+1yd6YmT9ouB0kxfqd00BLR0OY1S0H4lWFZuSYx7NbB0f4x+VjuZozloDYxl+e4f0LHj0ljhK7VHBGZN4TZYgCFaAcoNeJWQPenWebEInEPgA5l9brERf5OMkZxXSHTRGfWIxHFGptW9XLXY23Yz+jIbICRZ3lwBstDDdnCDqFSJKbRClkF8Jb1O3lmSR9TQRf/MomSDfKUjZPj8brC80KdbaBPE3XSN0p6kioFVDb2zkWJFj3RiH6gRXdpNWR89Iyb9KLDlg0BUirQJvB2M+QG8msaI3xpYyrNw0kd5aOCx3BZ+SBWMpZ1eqdTahLLgQao4IQdQ3RCtI/EgxzlkGZ25onhLnOXZEwotYBm1A8np1gIkJlsA2sYtFPrwyhzVCUeOuTmqC75EOSEQ22DDmc3uo6rOCaOFQ/Rdv/qDXc9sRTBpnq9baO91fPmYubaVIGZOAFp6IOmhTKUVjNZ5m1mpSz6Bjaqg3LuznO+hFm9BvLmQmwjJy38WSrx+CwmsHToZ1sf0ATbUnJmTX+2sloV/7PvtCNbYGdZ3Ec2yVZv/c1+SPnbECWA6Xo9P6cTh+IfBqH84nWVi8e4XJmnkTu5mydyxa6WGw1+svUZp9VyGmOtrbqOP6U2YUPYPs+FnBqzW8Vj1RmFWHix37MM1Vj2oI9RcKSItHW256myyyN9S/pWDFAkY1VodhKKqhUfNzMeP24ziXmI8mjb0K6e7cQgmfIhgzYfm2iHwiWi87E8WpqD8JtWU4gZt2WtNXQUc5k02NQrJ9mfJVWdF/pWrrEnARXy4LivoSMz5niD2MfDeebskuhg56bv5sORd3diDwejN+WWkVooc9up1XGjE/yPhhu4VBlf9CUYjlu5pXzKof8nBNulNbq6Jy16m7+GxV/cR+6jkReYy10RFb3Zg7BygmcUppv3hfwPjH2lRjhzMCWFXTkZaP3u34b6dBX0KLR5U0UCTyPWKdmuNsYTlC9b8NKDUCJ2iWwH2SR5dyd4bG8bLBgbfciRIBMctdVzfbbLdiOdCRuQSr7l/x5cRb94d3hVL9g0iTXDMRc1ZYq3oW3mH+fCfvNNez1bWKF2VYfYUUNy2BTSrt3ULx7WZYTdVBDTZv4EKoBYN/DYNFJbMItjLRc7pPfvpD2yibYXfqAyJJKukFSZuK+UXqmOytE93QVmJkOJ7ezxT12PwrMVgctG/wDTkitIsv0njXGlXTD/NpQTO6SVbxk1WTnMdWrZaWzbzWqmMj0mVDEdO0/FKW1QD0eo70B79ajZPAQ50KkLhw7fBmS0fLRB+wmT8IHQMoUYzrfzsOOLdy9Z2GwAEbR9cHt5GHzf0u/Eu41tWHAJeaJ5xu5aluabw2ja1GBtJW1wWDmYkrsHZ5FjnMNZ+G9WA24QetR32BtzNIuCpIBGqE6qJUho0Thamlsw2UDrrrJl+7olcJ0Z8k8kFLjJD0AMNyUPTXHrVd31fu9BpP7KrrkcVvD6B6AXBY9jplGpEmvZ9jz9R/leRjZCGsSL5X65m1GchS+vfKTJZj0vjjpVZTzvTVkU2kfN07cKmwCL/zFXUqUISVlchmJpjrnrtfVbfdYxy5XhrOZumQ1/SHlW3PRaFNO14YLA+wwMf7CjbomLN7fQscJiMdyPVJA0/RuT71qWAnDfh3H54njycTyecwck1TfescNJVSVna/FVtD+Ggr43o6aTV7axtw2zzdDftzFVS97ke5WipzLcx5249QEgcvz7d25gwYEIEypcyLChw4cQI0qcSLGixYsYM2rcyLGjx48gJ97gUqIcv5MnkRzhNwQlS35I+Jk8ubJcy5cwjwyJWVNmTpgsV540GTPmTqAxUR5FafLoSqFFffJbGVUqkptHkq7EWnXoVJk3p4Y1WvTp1KRKrQ7J6rKlVv+wQF2+RKuS51eyQmdeRUlVbFSTQuVG5XlT5T+YWN3SRBlVp8+yKYc0LXpYqUrFfhFLFRvXbeHAWtECvTmTb9K9diGr9NmT9deeRh/jPNnS8V/aPxVvjc2y6U+2fOOyhap4r2a0YSP/FI77dFbHPm2OjsvY59LAce3enbv8elrIZiUDDfxc9tblPAfaBfw1N02nY7PW/txYKvbOmoGzd3qapfboLgFW22Z18adZe7vR1h9RUC1G3WlhrRWXdEG5F1tfnOmFW3s5JaXbP5jAY8+I9ohoYoko2rPPP1PoM9AUBoUk44w01mjjjTjmqOOOHq2wwj8rmGNCCQA2CCCHRBX/xlpY8rlElZIUnvdaUHXRhMRhYU02pVcXMmcdlykt1tJMyVX5m11Y8jZZYEru9s9TS5nWJHulPbmce4ERtR1nc435kmMJSnVYXuMhBSh3Yt7J1xD/2LRamGy9BRVwj6Kl35+JrQbcXMBBp6GRD7ZX1FJYtdXhcHYJ9Rl3gVIFWnV+sbWWcZpKuhlsz+0F3HxkWXlfaV45aBKFhcY0bG2r9VoZhwYeNdOrV1kabZPMQcbaXtLFhlqCmyblm5WQ/jndqK49G5xl2503qYdeYSbaTaXyGWmcw+U0VoXGZrilhmcxlV2wemLIU2rzqmpfTP8ogKKIJDZM4gAr6uMiQTHy/2jxxRhnrPHGHHeMwwNACkmkbxfS5Z+UDma3qXW2urTtbU4m9Y+1oR0F73bIuvsVsn09qhiwaoEb52o7retaatQ9dnPQcL1VtIIpberZnuaCCdSzWh32n7g6P9XrupHys2yVbPZbKGm4tQbdm0iF2u+uVgll23xfzr0vmMMitGF/SwGLNLj91hqoaede1x+YyQEe9tsP+jmUYn6ye9aks+FXb9F4Betg5hJ+9a3L5+ka5t7nYseVV7ZNTpeRZKJudpYdspzueNYiO/tq0g0Lprdpeb4Yb0QXihNyVQUveqKd/n4oTsk1WJpo/zwwQMMnVj/iii0OJBDFHXfv/ffgh/8vvo4+/rPPCiYkvvjyE8om3ablMfmX4xxKqeWYgxZKrepRaz7l4h5ynoMwF6/WeQ1UjxKV7cxymd9pTm6MQeDBcMOePVHqVksanWPeNDU9vQUwUTmdcUpVjkbtL</text:p>
      <text:p text:style-name="Standard">ExPSxtqTlgld1EOUA38FqGCtcKeOdCBQ0ubksjWwHoNbECxKQ2xMDMg3cEuX/0a0JhKRbRHJc9vXhvQhuyjlAtyjXYMJFyAxKYd8RhFYP+CVF1C96qtsKUyfdGT7iyFGaDN6ib/kGKyAlMZt8jKVJW6S5sUJLDPlMlfi9kUgzrTpUox8FI6cRoZq5MtqUwNeI9hixETKLidJGxhDsskxP6hj+3/MaFi4wulKEdJylJ6DAchG5J46pSZfKWud5CymaG6FLPYOStcq5nZe3izGaFFcFS8iV/U5HenvgxtceIqjSWdMjpZtq01skPiEjM4HjuGSZldeqSSXnOUK71Fkch5zwPBRa06/lBUuYpg+5zkSLiEEXS8JBYEU1UoPZlNPl4LF3RC5SqcJO8u0CHbXHTZnHYy5l4JLNZ2dEWqSjExkt/sJXsGg7P8NLBDTBqNtPpnFgHlMT4c7WYtoRMhX1VlOJjTIgr7x1AM2ks7DvWVf9CZzF/CyV+y/FyyFnrQZvoScM7xV0DJQ7D+zaZs3oIXL0HEsBFZ70Qq4iSMuHcQU1r1/6pYzapWIfKAH51vSIRMZOH09zTd7VN4ojoZLa2pQsYMKod6SaT9+FQmlFWwiZwxEwTl2UqlYC1djquXbSrzubnKxUswVaKmwpSqtyjNSW9qjDUHFrufVCmPUSNo8rZ2su/s8o5Jm9xLjmXTABUnrxW6mW9WFhrl5EtCUlrV49qGGQeypzXKbJfcgneqmRozrWbrDaxQliD6pOWmxRxdNf2lq/X8yUO8Sc63KDm4A9IKYJor1dJMKlM/GaxtSUxgpFS12w2NFye53VA3iSuX/cyuJkXsV+sqK6HnhU65hgOkVJJkni2i80oPqMIAmprJh0VsYhOr6lYXzOAGO3hj5f8LkgmiUF9YqbE6JvPsXZu0WHB9LWrS3ApBXSfO/lgRhEbKYx4x1ByRepiZ+6MkojRXw95ddjO6e1/JlmPPq00posTy8ZVo05cii2u0clGqumDCtojK6jKGTFWchAog2LW3LYexL2ptCNO2PGea+8TOYM5rr/7Jj8PQapNAy4IWEA7vhGaLaXlQ1yv+khNeYeMdbQLGGUpBUKEaFKEkN4RNuyKleTB9pYGQ2MIWG/XDWRRY8k77zUkrNF/8kjSbiUPb48BqNgbyMAVZdSY4k7SXRnJVfhNoPntoAZNPvR6LJvZJ7j341rjOta41ggNUfjUIcara8G5aHrFuzp3BuuX/gAglXsaeRGvdalogtUI/3nVOdGxtbr24udyIYOs1EvFxch0tmAcSEXWFeWSFqMyXmRl5hBTdYqjp6+7MSEk07gHvl+lyMyTCpXVVi9OIl5NPwYnm4IETLvs4Xa10yrvMM7Sy6VZ8bL0GsdzzBRazqfbsmxJGWqe1rG/9+bRLpQy7olVZFbk7tXBNVFziDarY4spSQ8Wx3tAx9m0zY5qWDIQqbBNzPpEszs4GkuCiFeu2a7XsLhsZbRQ10xLtArme/87nCiBwgQ3MyYkFA5S7DrvYx67rFYDMHCLzHeTmOFP8OJcw/m376OqDLhgjLFP7pGymTIWyxdYnhdOJHc1c/2dPXs64eSk9YVxtFnPv+tGx7XRsR6/JKdRUhrcYdAxpFWccQcl9pgafKwzVSSzH1lZzdoam7rRW9T7JtJ/6yzDCjLXAwC8qoUe4/Eo300360Y0yZnE9hr5c0Dx5+rtCPE6DeiLbU+8qX/wenZamu9JauXb3CHLidWcItQfyEvDq0k3bx9ZTaZ316XhJN+PafvB5MTdCrV36vfa43LJot3745p3RrMSVS8baelElMQNRawpGdgZ4gAhIShEmJBRGHdCUUC8HKm00ar7TE6nzbRAEH4OCb8LmQdx1YU9CT6JRQe0UfLazewu0ZnZkJkyxFNSmX/b0Kr00Gsm3O4F3Uf+BZxJxtFBGczggxn++VEKh8U+dB15Jc1av1xi4405BFoP4hiAy1VotJzrGUWzHw07awnzRBx49RG0iyFO/oVEpQ3VipECSw2k+IznPsk3Cs0KfsjXUQnxnE4bXJiUwZBao0h34pirEkxd4piYEgmaAhl1mpDzXZXGYsXy4dDDMV3TpZXGedWYhBXeQFzvut4RNARrYwVpCcUlbp0kRM1XbU4AJWIqmeIoXgwM/sgLnA2y+Yxytk0C2w1CPQnOUBTWrcoIU1ReaBYn0coIO0iBl0kHM4zOEZIkVkofB9UR4tD9H44AvaH9JVGqzhSdAxCEi2InT8VtpszPiRUzY0WT//kQuZ7Fs5QJ6cwIrEhJdn6ZxpJJOLbQ6ymFZhLJNLTdIesIzymWBGdR5f8NYBjN0crdTFXRLkkZC8gVU5XViJ0RmwCJDtDeIz4gzMsdmoaIkSgWESeJcRiUbgNOCcbdS6UVpldNhyMaDfDRFr/ODelZyWqR0pyKP1FEn5DJf2hFbjKRktIghCfN/mCRr2UNVqDiURFmUM7ICvmYCYGVn7TFZkQNz6vRmnpJtxicmwWccWXYzAeWNgdYrsrSEf/aDPgZNSDWT7VKNjWRvV9Y7sLFlqOVf80YgzmYneuEujNIgF1cemeNpLDhGQwaLxyUcIUQ6+DdbfgZI1ucn+aVD/y6XGB95VoLDTrB0ejHkdp/2jN5VjIeWcnMWUIGlXvvnU+uRiE5zjGvIHMSSXrMTJ1CXfZxmh1/SYX/1mBqEV9O2GGk5Z6ciXQCyWLahm6gBJct1JwwSnB05enJZQ4vpJEVDjGx1gjNBMgwpdOUmkp74iU5lD5vUSQORYEb5neAZnhPRVUCCPrUVNsJGhBWofG8Gg90nO4ihfeT3TBylKX0TlSx2Gxo3G22mVlNCISClXHtCeUK0goz5N6NpFU3Je64ROojnOiuBc1sSffhZP9tlQqAROUP3m1xYWVsJX6hnXiZWT3MHKobyG+v1UYLXm/WiO4eVOkvmN1IkbjtXlv+u12WyYSYJlDv+pJJxCGNU5ICfh01cUnvnBX8uc422hEN6Jm1iZTxnRipf8hpZuDQumjhiyCYXxUqeJYiI9mPs54j/eVReaGzhUh2CyCeQ510Qkkdm1WERKj0+SWChWDGkKJ54mqdFWT7mgD5EojazsZG7VFFCOjACaVCN6D+boUv8qBlpKXfcx2d0Q2i6YZ87hWFvNkYh9VjFVlJc6oI4pKBJlkYgSTxhmKMZymQzJVLnQSf/tapIlDfs5jeIQh5t12/hgqXB5oALNDXQJCGZSR1TBjW2uqA2lhaTpFD5CBdgY2XkYnHzZGQBCUhsRThV0mMeuZmb+WQAZRkb6ln/+OIV0cmsJIpetLOg++lYOxpGfamtjCSg7SMeCNUtxheRL8dxNLmNKJo0w6pXUzZoCfkrzhabn3dkRKZeriUfrYad2bmdCAZ2ehqxEpuAqmg+IiMe6DilA/pFy8VnEBIrlbc3xkdSVwJaVBgcq4ZejmkmbkY5vXJcPSR+BgNvckEpPyN9J6qXbaUva8Qn+8ml1uI8TKJZV4ceKHRRTuRTcQRd7SEguOlj+dWiYOiixJV4GSas7uOtPJcrlxOPvsVDrWpeDmSrJmOM+eYp1GqEfVI8zGMh/4R4Zuu0RzelvzUtXRlJCsqNU5QavHlyLJhStmM7dbJseId/unkto8eb/yT4gGUzd8+FKNMElXjJXdahceYXjZoJfo9LpQckUj07R9rxLf4Haz8JlLQGsRObuqqba2b3D306YffUU5aYma2FsnAnoP8xSFBLn+Q3QwW3morSFQYFGTPqcIejYhkVZUwiWxqrpJ+FuVMERk8ZOVLEeIY2ZHkWL9iGjZNLRvmjIdqyknzCOOeUH9MoZCuTQTuXLffRS8wUTvBKWXpLdCyJUsfnGuwHRhy4R5qHvx2locOFZLdUett2sy/rocFIjYdFdHKklwxkZUWKg7q7j/ArUmxbHYDnGXDTcAn1UuZKjLcFjFeJpq0lOqBFXFCmqIkYolejM5SpT0c1Y5+HMP8Kw7AoMgBc0HV2uro83MMOVj6/BnX0o6V8xy6ph0VJR7xUllHAgSWkKoaPW2TO0UNT6koIZVBO2xrB43Dbxj+JpTxL+qgJp8VxWIQDakxbc4tTQVBSRGaDRjOwtS0dx0aFuV9tE4vqI7voZiqbZ5nEdBV35KLUuFoFQlRNm62Li6uqdiDMlFu3VSCIeW60tYdjaYScZbZIZMjQFE2shTa5Q5oniijB5CGqiVE4lKguunPxJUxozCGcMlsm08fiK2wHUsKIkU9SfGRqeMfDtXY+hGOBtCp4+G9Q6RzrBbJJJzZZR7pQRSIRsz3e6cPSPM2mVLFfNTI9ijhDKFle0mP/4etM59p2HugWJnS7bXyLtIJcohl87RNbpTmYYftwz9qNoTtMsERnoCU2bbuP0WFN7Gtb9QMXbBNX71yzzcFw67KDjeRvW+m3rrmXR3KzQFOfgKOaLEZjM6qaOMiavgOrc9mG5CSssig5JVhq6gyPLHSH9JGH47pDecfAisKj51ufSkSsKV27/ww0cVhCUblNWfh9SFAOPC3UWRuBm1o5TgjMEVlqLVEbdTSPrdm/4fSa0Mi9uKpuGCy8igOMwLWkMlPDn3gimxSUB3Gn1HzWaL0x5Il2E3ZEJEelktlYvHpRxZqJgZc8OafPHEefHLuSmcx2xnlfE1QfKcZcMGqO/ybG0b/EP0l2bHq9JJfqU1tEhldhZ96ENjlzNvxlLl1mtuxkN8Sbjus4vNmlQYRmdJUKnWASRXUTQcalswLFL+PYrUUmfiK3G/unjKLaOOK2so5drSXlnvf1OSN3y4cVT12NxKg6UiEp02Ip1FqDRUB0H3o1MwiRgWg6ZbfkobbNoGMoF8sSygDLc0+Lt+2Ur9fGUcRJt6NGpB27jZi8Qcsca5l0YAOIummd3/pNPqjEiisAbJabo8LRnJjFKytzYRsFUDUzSzNnrnt8smXWRYYHSGGTyxPaWeVRyv9SSf6SY8HhNCl8RiXEHgNRbv07VHR9n4IRoR0pj5YiffeSe//m5MWFKoMuM5yn6jgvF9lP/NJvWVw01o9w9uJvVkQG+jatR3VbPHKN1z8UgmK067Kxt7lPzEPb1XZEVWwgTVrcJ41zJnMrrS30Q9zfxhJvsoNqeplQZsgLXBVyKztVieWcomSzZEYlPhRnzn0gSbnnhlchyB0ceUwwi4xE9+V8rGHVcZ2ZZD1jHc1mvd+QHukfQZ77oJTYLEPBIZBTzYJysihE1p+I1jxMEd3SSX9kWHHG1xQ12JBc4atJiqwgNnl2c6LJMU0N9DfAsQ8FcA/3MAIK0HlyG8vl1p/4nBL1huExl46amDMIkxDBPMbGzbVyFOS7Oudm9oIq1yrsua7/DW0eeMUfJoreZ/o8N14t3mplyVGU6kiuxR29ME55ev4AF4AOEKAB+mfkM7gt5aAAHuAA9NAOFBAD1xhyaUXIPCVpHVlbLaEAI8DrBbAP6rV5XfGZvxy7rtNyHV3mMQdewMIzLDjBc9aTpLt19v0PoyjpKJ/yPbKK5nnjm1112oeokLwtKi5cEu3WQZ17QvEAIoAAEIAOzNAOaQACEpAPEI+k5zVU4EoyIcdLPaObUHQS8uAA7VD1ZnAMaUAPEIAAMQDxWRHdu+0ywGYY0H0Wuu7wEA+uTCcnCNk7JZV770krGI8ujrs5cFI8p4aChhK45BqLSNKNHjR0wH4gYuZO/3qWr7PNYh6VtuiRJzyjjx9kYVqUykcih/Oc47bZn3Eus84FW20rvyr7rq80j5Kk4+OBJVHADxtgAACADscQD/FQDVKQAgPgExsw7yDgA+fLgf3QAfQgABXQHv9w+/dQ9elQ70Ktg+UgKeAhlaPxW/qBAm9gBhAgAiZgfSdx9vfw8JHENp+dt7zUXAg7EArQ8yCADkJPDyCAAUYPlQrUjQ7qkcR0RKTBKGBNPaS7nZ40EOqg8v4PEP8EDiRY0OBBhAkVLmTY0OFDiAVxrPi3wsSKEvzK8RtyhN/Hj0hAavx4BMkQfkg8pvy4kWNJkSBjsiQpk9/KkTE9ohzyT6MCD/8U2rVLR3QoUQgGbpj0qBJkU5Qim3KUevNlyZQemYY0yXLnR5QuSaJk2c/B0HTp0pAzk6YdOgT+/ok1iVKrypM1U5bzqXdfAUT3RuyDadVpSrJdX4rcSHYI3q54Wc7FShcrTKZSVdp1WncszZXlyEre2FQxzpl6QVdl6TIqTbtgwYYeeTerU7KFcz++2lWsVLuvPTZuLdPx4ZkzOUcNW5iqc5aOQ15lTXIl8+RWG+N8fOS4VcS6YYt0evj14aw3R1cGL9am1agCPw7yACLdsTTx8A9FhIcwvwcuQAeCHmRLTzTEFEjhnnYc6Oc2cwzI4xhGAhAhgAf5oWyjjUQKLjz/1mJjzTITDIGgHXL8sOeqlvjZZ4R7+uMiN59e6zC8mkbbqrac/lHAABCMKuqYtNpBpAATfKqKPM5u8pC8laqKaiqyXAMPJB/hsUdLLe3x8ksw9/lnCn0EOsfMiNJUc00223TzTTjjlHNOOuu0c04cSvhnAidoiKKjmDbrbMnergJ0OstKS8+726KkqiuorLupAj/Ywo8CCS4QIIQT7/GPL+Q84yq8rcjjSicc0dspphvBYlU9fsxKo4MTAmhmgScgICctAFjgMDcPDTSthAoCACCGkFDaB497PP2vPOkKm+pKxkbCKja+ppsNympBym0xb2nKKdKZcLqutmqHY1FR/1Fxk60zJxG9jSYOxT3Xq2BbdMk3a4ljKbV8wfPMtFEBVRc0axmNl0qNRGwxSohjmrIqdaeV1yZFJcuRPaykpJjUf70Sl7dTt/KsPI8eKOBEIwURIAAEKEDnkAIwQSlAdEDQACT3WpLPLHQEsCc3CzBIw4EYgvBIoAdikEAALbSKNzWXJNMpL1aj+qEVotLpoB/fcvur2QII26zYEJD9irYmuSNJNPL6onTXdOihAIMLFuhAV8HEPJdRgsvlGT5CO6pJMcbI8hHMLRvnsvEBxNSnzH/OrPxOzDPXfHPOO/f8c9DdXIEigXCo1zDjhDW1Wp2AFTWx18Ld7ErvqiunHP8LEHALggAG+Ce3EvwRwAMukOhr9oefEhc+vfxtqUrhEN73PSTWOAuDClT6fZ+g2rknhQeOt608kR8IoB0QYkgMib8Cq/mrjjMLV/7Y9D2PJp9KIxnWqxCE7OqpqKs7yrNKZE72Ntnlpl6v0dFzOuQoAH6rgAZqDskyFq+eiWVKuTHZw6pUnPWlbnlTAle9TGWY+tlkWgPMinTQM0LgSKo51JLNdVg3uBgW7j2xYZSgaAM/5iRsL/KgQDruEYAN9OUjxTLAIFCygQukIX2HE9Rl8qchJR2BAG9ohwR68Q/JyON6FYgOVnbEvOFwkH8nwQIFyJGHaghGAeNCwiAKQDb/LoCEAaSQYoECpZqrPcdasEJCL3RnpAsMICVB+AcN+MECARjAbCT540iag5f1xAs82RFgi7LUOMaF0h5iIpNAcoCm0KVSlatkZStd+co5ecAJkMrLjvhlRuUpRn84pCRmqgOl/VUrChUQwFDegI+M9KtfHHoVh26HhNvJJlsfCUJPNiKfGsnHJf8wze/mksWTzM4jWBgjlv5RAg+cqFeyKQFugpCexUAxZz7QUDlUwoU79mcfirsmX6KpnhMupivRghej+sIb+dHrPS9RTGwaCKKGlVEmbrsRwQykSUfhZFSMQtCpsIMvFWZHjd2RzvS6lazoQOlaxXESD8fCGnhF/+tkEduRw7jSQA0qioUw5BkJezgvc0WUkCGVVGlOmJr0kAxV+nqO+dBxjwtYQlspTQkU6QECGzxGIMwsCW80qKEhBGENUmgHBqLGoSO0kRyt+MGfyiiS32ERmpSZ6OpWooAA3AMEIaBAGiSghIOhBBP5HAw0j9CCBZADBPQMQhSq2T/D9MWotZsMP+zxAbd0IB/JPNhh4LeVX+llpKtpDlOC2KKPLM5Lj2PtlgZgjxv8Y3ICYYJA1AFL3OZWt7vlbW/ddA5NWlJkz8EaA7X1qsvA5Ft5ueDDOMQFAxyiQVh450h+Q9mSlGOgUbDKQEqiRMT05QgCCY3xvKuRGplTPv8SlAoRyYG9nvkjBOmY4qhCstWXgPEfOCOQhsCCCWbdowAKuCJMwBiZCSIUhxbF2k24idSNBktRVUOdqSC2UuVBxlXTWmG3xFJReVkJqarKJQCVx0NM5gSQK0WQRTdJE/SgikkdS5VC9XJhFnXHQ50UGXJdhUHtrA81xJXaejq0nnKZxyax48xdbIiZf2kUOBX4QDsgoAHudhU5N8GZzqAZLv+alynyuW8/rrDWthrvJs+4QjtaoQQDH1Qm5z1p/WLij060IwQFkIBiY3AulawARgImzBCisEc3XJkj58URSgo8Han9wwQGgIAuHLCG4/FodZpkL2pvBK+8WEuNzdP/kAK6JMpQmmNMlDvl5Xz7aljHWtazrlNPCPIY4pjwyRMEtXVsypvi9hR1pAqkaPyBACsbgAu5FqhwQu1o7brqwOI13nhPnNoQbkxjQ2iEVp1i1Fg5IA1+IKNJGlMBDFh5Z4fhi09WQmaNQBF9MdAuN10EGMEUz7/k9a+ioow6uiQnMZVV13YEOdUP+rSlOGoViL9zU2K/GEeLcei7aGMebjUaRMBGMHXOCJkgZscwAeTIwT4zvRZ9zLSaDFa+YodyCG8ZfiBOoH1VmtxASY1FE9QgygQ68neRkNPMEydI0G1lEbwTu0nlBwMCQA5GZDW1KQFjRInDTfHyIx/X28a7/4AmgQpIuSs++ceL7hECuRgqUI7miA9AgI4F/KAAkIAEEjXzEbMTOrUtuEQf0WtOfckTAyu6oFaVgOyk3ODL8ovhChsV02tLNDMGDOjVFeA4zLd2AFyQLeWmgEpah170oyc96U8HZiqGjGGOauEED6YYhKWQUWRB54kQYIGewRNfGymBBRYAC7d4DwEx+A9ZBE22QShBABCIRzsgIYF+JNME6SwrGQ9sdAk06EFKArMY30tGuC6xFVC3gU+CJ4AgDQUSIcgHYcqhgBGcqChFMmLZBku2B6AAAQyi0AmqMNdHARcpwZGBQRjuexfQGCDKSo0nG7iFG7qcgzICQiE0kv+Mi0ue1vuxv/G0y9CoJlGNAVKg+IkX6Tgg1HOUnVqV5WkdoLPAmnDBX2E36li4qfAfnKCwD7kR4qCSZoIoFro72FMq+2Kp85gWu9qAE0AHdLiADXg5j4ODOyAHArmBGBAESEARChgB39GeWOmA6jsC+TKD/WiHtWgHCiiiokARo0C7i0oJOzq7tDscORyCASgmCLCBKECBDkgHQWCB07i3GMEDTBgbMzADtBgKOdo5pjmBaviACmiMfDmCEhABXbk9uaohATQcf6OOiXmOUoE9hjoxUSk1VBMleCClVqMcyyk9VmxFV3zF0FGHb6sJEYOPr7i7YGmXkFEh63iSGoT/MY9wOnJAhBSYIwSyoaCyhACohjQ4hqNIBzMgh9ubpvY5hBEoAPvAj7Q4BmJ8AGhiAUE4Gnkgu/TIB5n5gBWRD8raiH4gK0ckHH6wghA4BgookAFIwjRsi2MwA5qZo2XJg6MgQ6KgGUzAATwIjABIAQhICzF0RgR4h8canASTsd64O63aCUgpIIDBpSH4tApTjYbqRRzrxBS7mKe4OSNco4wkH1IbFeZqyYjast+gQEoCRaNqjhv5wAZjMXgcLuj4kFBTJgnkJDWimmGTmJNUHSF6ISU7EDOaoYi6Rampil0SiNqzshHwxiPgkLkArptQRvRJgbxyC7coCux5CrVq/4UK+Id3mMfgQwt6cAChEBKjEAS5cAmjwgQYYcOqOY3wgwYAaIdO8Idh+gB6gAAPSCYEybuyWRZEKMuhcAt9YqmPwBm2cisgQ8KnGgFjXCM5lLL0qA5pQRjlAkZgs65Say3V9JLNWzVUWkVYjE3ZnE3ahIhWccIc+aPPQi1cApwQlDxIk6an+AHdqUf++aiU4wckdItqCAEPgAYN+IBDcAs2FIm8cwBG</text:p>
      <text:p text:style-name="Standard">4AME8IB+KAAAQIf6ExO8apZiJLMhwKsBEQETsKequwwxSoOzlKsS0AAQMAMEsAIkqIDxgwAM8AAgiAEMcAMzoIAY8IkHsIB++ICcSQF/8AcLUIAhwKdmof8ACIAAAYgBG2gFZiQHAfCdG9vJXjINVEmMTJuOfNklU6GLttkkJgPBGmvKBrpBofqOigsoxxsooVKYFyLAUXshwwnKHT29nwwuhQE3BROkUgkL6NnFm5IMoSOpArIRkfGXJQGcbdMYAQKYrZghKwkZpFSxLfsQgbqmy0KHdqAHCbCAbuNCV1GAJEQEBzgEEMAQEQhHepCjrrCe6vsHLoAHKzAEoZCAGGjQCrAAfyiAQB1UKxiAG9AQaOGHFbgjNryo3eCHSbsHdAiABziCS02DExgAHX0R9xkEJFAAC5AHBYUABnXQB4AnktqAAECHN6uklbCA7IMAZGm3m0vOolv/H5xUsZ/qKCdTozP6h0E4tVLsEsmhnNpytdp8VmiN1thUh15kHpDqrJTTkdW5n+BMziiJnbEgAC/sABRoFcGxkkttkCz4lmOLh2rQVLy7o6GgAGRqCfi7h3RYJ36IgSABu2zZiGNrBwDwB0eTLJowi/eyB3vjhxLQwzSwRkz4B3sIAA+YI/ZUEESoBiaMJnnqLyVSGXzVMxaIq0ljhGMAgHJ9HntRFXBFsG2aMJXUQGttFQR0KXALUQz0RORiruXCqJz7GGGNHY0yUUKqnQu0mh46FBm8RUDZDSy9u15CjxlCMItxQAYEOnu5lhFj0q5iOIpbKKiMjIEzuExiOqab/8rJc52p4Vr/qoDsa4tDIDey+yflFJC3ALuteoA+qAYz6AQLyJ/3hC8kEAk9jU//yoIxGlwsSRizY8MBeqBvuyzFwoeXeIZxRYFuWZYYGbCQgCIp3BlsmsGP2CN0wB6pEVtw9BoUSK+OORSHSVEV2zCH0dEVDJnRcLQHeK3VPLXXIiVVBD1pDV7hHV7fogEK01mFSUCQdBf4EZiT+MUSGjimsCd+gIY34EN/GByTE6iArceoEAuzUN2bADBESAcIUE9tqcOnMgATGIKiOZrtAwl+hapW9QrY4Qd5IKv4VIAEZRm59S4J6gcvTFOQ6Fgb8BDuap9jmKIv44et0QVu2P+ZcfmMJxEZUYGYuGo5loOg4WqyQDqhUftRovtBD5yqffExf+k41XspfrGNhbKSoJpA1kNScZke42oRO+sl1IpRhLKwqG02Eqw8SQEcBDLKDiwqdOna4DohmF0P2gCRe5GUQuG5l3isB1DIyDyEBaiCfqpMARHfkWABACAHB8iHl0BY060RcoLPtZQJMSqrFUEvyWqOsZlU0nwNc+xbJXinf7jHOzUAc/CvI7g/vQurBziBeFgsQe5LJwkCOLiE0gU/ycOCNguBd0DNoFyyCdqwnlxhwVm5KF0UqsMEZA2lx4GtzntN4l1lVm5lVWICdTCCCdgCah02HF4ejviqCNT/QdfhYZsImCPYunzFT/DQkf3hBw2AAHpYAGJgh1dBAnm6B/YdgrHpogq4332FgKBRpBugtGrgTATBGQow4xdbHeuBzDQ8ijTdyuJIryFggXl03LpFh6j7FscctzjWiCg4PgGzmS3lRVDjoFpatCMeQIp53en4wCK7IaVSwSv5sEcZlB/jRBpjKOkVueOUMI3MtuJinYGaHby0YAHkNfjJxVAUMe4gFBX8kJU84jPi1i91Ehk9Ka/1GNQa6JAMtVD5oGKmTI6r4Ji+L36gsmpoh0sRgUBeNJyhB3i1p/GqQymip49ox+ozFev5Pqz4h8Alo5EgR/JqH0F4h7n45+hQ/xBMTQFZoKarTFMyc0xPmZHRfbr+sriXaIw9SgNHHA5tmmoHOIYQYIGeEJZjXFsdE6GKGSqxlRcftrB/wIHVyrxQqoLY0ofPky3gdWXMzmzNfpN6IB1JU4dzkGUjoNYUfpv9AbHjTV732DKRZhizMIMQUAIl8SoWWYkHgORDULbL6IhJ1OZLaNX2qQbwMVd+0ENr1gjjTlOXAEc2bg2X8og3Hop93Mc0gIARkCrUNAEL8IAPAIC3I0O7BIkAkcICwYp9MIRDsEYF2EqXuNfJzA6d0mQdDpkHi7IY3ckde0CkxJqgkmgRfFqe1paxpeIqjbJQazEdXiqI8tmVaHBDsf8WpFLBj6lgYFxb2OixP7Tpo3SOujCVINqXJks4lAoYKCVBhw5JHP25hwYX3RDNI0UtjvLSwbEABTVq665fADkfxMQmvuCvAjEJPc1rJzGLsooaD/kHIj/Lq/MHQRBDaGzGNGDI/dA7xxIIWyUHKViD9RDjdpCCLBAIlRgbvVMJKCQ/cB0CLAAFS0mDUWiLoRBDt9CZkpCHK4BtuRgIlvzaK6mMD1KOnHPAnjEc+wWLxSnlx+aS3k3lMbnszW50R3/0g5gAgvAAI9ATq6zlXlKjHSwjrRDChfnaqahgnIBncriCflhYsasW80kDAk3smIgBCqCHE9gAFxm0Asgjmb7/CflKh0m1hAUYBRAw43KYREbI7eJbMvKQFVoJAGb3gAp4J9KwrBOQP7SA84cEi47VgBkzB8CAgLIRZPa5I71bGwTcpRsrLQebDY9DKSijWip+4pIcrh1t3oCzUtijcD0XTZETsn9Lnmc7lV2sFnZJMYocaBxGHFskH9ZT6JVt9383I4qEMdS0rx15IKK1Zb/c4BibF5xyYud+wVHsmU6vJ+WChnC0ssT0Yimit3pKGR3PKpHIX2ueia2OFyQXivhUDPmCcqNOA10gQ0sxAxnhCZ+gTzZWs42QJ3QYbryDkSPBdQC5AMXSdplWCT11C+p2xjGkr1zlB3/IhXa4Ai3n/7ekginEIPjkUkGLoXCjjUCeVi3IDqXIcU1Xg01Iv3u8v/sJaIKBQIZ6UIcJmIDRbsHYRcGZMNJ+h5QPfA50o2f1dNkrMbSh7jMHkAfBVom0bKu8Gwy1eyRBaIdr54dGoMTvmaM6JAdyhWiMwt8x2oh1IAm62gg91AX8QIUOiCTv1LPsjWszNwwFCLBvJ0eze+8fljjV93OwkvhdC0IWtN1unTmiq8GQg70upRqFZo1/fkls2eGu3bYe2xhYOaON016TpkxzeTh1H0CI7mFha0PIjbhQ1p/DH/HdDk6HBrFMTvUik8gJ9knRBIgjSI7wG8JvIJKDBhPy+4ekXEOI9v8+QGoXggWSfwxIQYKggV/BKEf+bThBD4QGhv0cpMFgTyDBle1cguQ3Up6DmRUO2uRXzoQ9f/6sKIF2AREAESysMFUCZwjDfw8C3Gtn5lgaq8faaW2HwMK/g/tG3LtXAJNBfg8upAHRo2ZBkPsqCF2KRQA5BFmUWBFq4QFEfhVakYPgoQTItHFtJhzY83FPgQclO54cl2BgyTVhLuTJ+J8CePZGkx4t+vToff/05fi32vU517Jn065t+zbu3Lp38+7t+zfw4MKHEy9u/Djy5MqX/zNSQra5czUTHjEIkSDUngw1JwZJkKDluAwZg4Q4tRo5AQPKHSkXtnPgsJYExKP/kM97Y4L/1uS8wCDIPgUgcshZC7nWEDQAmNGJFUgMcYQ/nXgFFgodkLMAMeXVVI5BAhkkEwY7VaYZRPB80A46AtgDUhD8WKFgLu90CMcdhTUBEnUBInLPCPuAFBYSAZZVABdw2dRhY0hqmBZmm4XVJEEJZcaTZthReeSVDirk2ZaVYemTd04mlh9j1eGIn3jchQeeZp3BB1eHV4aXVmDj+RQnmBrW1BmYZmopJZXUgdnYkYCWlxZ11i1GKESBwTldQQllB2mTeF6XnWPgSSroZYuV6SBCivHpKEyCxpnddTwN4eikVo7kqmI8AaEgBDE8CEcAaVCgAakksQWCD1Hy/0dPiAwhsYYU5BRbXUYrtVSBprEytA8e94Tgz0FR4JjQP+6xAEA7WLWTTjpYlZtVOh4dOEgBZeHhI0QbXAAJSg05RuiZJVXTyk5nQmTQA82kQQ+GB95b5ZiDSsZkp3nSCde/YComaJQ/KmCaPaiVRtoAqukzBWyuqcMcySWbfDLKKau8Msstm2xEE7IhwwRUZnKZ3cIVY7YQZdZ1JmjEjYIUAwVmUBDDe3nafCADAkMgAmJeIlGCBxCg0wwc5XBRwCGIFOAjZmGVgwUFaahY0wMpoGOfCQZAAIINquZpJD/ySNHSipqGCRKI/f74TgjHXIv2Bei49R1UWw/pY0M2jf91j9c+1jzpQEyaiqOHSwI5nc1KP0xolJ2FrmeZm6lqLKSVk/mYpFd2Dl5cHG7IE0MQVeYlmHWCNznm412npb+mj8lm69s5rN2ZkXk6O+aQnvndo/8GliqbGqbaOk+Omp5k9ZOhjtCecH1HpmQLd0cop6Jyvh2+yRvLGRIDLDAKBHhgwg8DAZCDStz4SWUSBN5SELKRg1+IwwJL/OC3huCkHR+oQDm09xiB6KgT2OLZ3kwgAhCkAQAXCMAlmtGHAJDwEiFABzpOMACDYKJdkSvPBu6AjlrNJlOTMUgMESGBfuEOIqagwDFAkQWDhMVImUvf+bq0JfLUyVPjAV/FHAT/HtCIZmOo0ZjH9OEaJoTMZV78IhjDKMYxkrGMvnGCozLFPjT1RDGw01uYKpY88JSjAhg4hrIWSDufuOYISfAACFJkiQ2lRV7oYMSNhtBCCNBDPZ4xyCBSUI17pEABQssHBdARACD4AR0SsADueAaoleSRSgvxmQ+sdoENROQfR8BkGgYHkrXM8CPjERIievQjuZDFLD6yk/ZY5RntVe4gTyqI3iL2PoZx6V7KIx34BOWY3yEuS7R7HfoGpU3SdaibzJNYd+5EuvAwJi0P290NDbWmNSZRUtDLDqZKFc7haahik3siG/PTvlPOzkpaitiiKAO7VOEHg7YTnjn1NCV//zKxnpcxntBeZZlYbQAvEDCACY7Qggu0gxspkYx7HgDAGHhHJjs8KH/yCNJ/9IMCOgFapBYzlkMAAFvIk1I57CGAdlyUceFbBybbAQBoHMQc7TILF9IylVo2pIj8JBw6QlTNEdmRHC+NErMG6j6ssk6rsTJTROfGz4EO4R+YuOLGSjMAe6hmClr8R2zgasa50rWudr0rXstIg9rhSElfUp33vKco8uCsZkxMCybNQI4PaME1xZyi7QhgIQrgY24QkUcH2iGIBvGDWlW5Qj8gw49vtcM+4bQjPRBwiStQUgGaKt88G4gBLWCHUwyxASrcEABWcmupmrVCFAAWAHoY5v850zrqu/iYEB3dAw9FKh00dfZI3DUumm3cjNSyWhDtRTFPxUTmPMMXU0pdN7ATvAzDMoOprcYuTe3zXZgmhTy94YxLpfuTdhRlQ3saT7QPAtSUgOdXmMrRTDZDnJ2401/dUYchoirefxnm4ELF1JnkuRP5gHkm1DFrMQ4ZgAiUALtQQSOzILiPRvTHCBvAsyHyIseKs+OsEKVKJg+EC0tzIoEfBJdS+RlLHgbnYCvxAwU56QAKnFeTCkiAHIjwgAmGICQe/VItl5jhYZJIR5Dkr5R2yo5rgooOxiJPidiB4zXZ6D3KwKl1U2peVHBgxYzRWWM3WM1bWyPXvPK5z37//jOg/5wD9SXvZ7CDDJEnvL3pxAoiChgBIrDiAA34qIhRMAEK/GAA1QyCLO3oQD4Qkx1/IICnGDWIkNJhEX/wbDDkSIMKp/ePtiECAg64B5LlRh4A86Olz5qbDYeAD5cCgAV8xITbuAIAJQTBNS1ERDV2y61/jGVHZ9EPQR4XueKJ86HzxROgRuJGPoFPdEZiX4dPpWV9SszCpatt87DLT3xhz3gwsYyd9hYZxzxIPPVtVX4sJ+8l6ilWrBsv8a6J30cZD3xxfGRiNIM6+cpzZ7s+NHm2/GY4IszCAcYS8ITnZlGNj8jMO4IdIXACe5Q1LhX4wKtD1BA4XGB/NvDd//8KI8C6OSCPdbLbsxDiEH+EQKhYCMxXwfToQ1zrSe9DArsgYbYB/ANPNXn0PeLhEmpDGqk90VE1LvCAuXHHlXA4QTU+YAH3GAp2CkjBPVQ9aRMUUSCY/oABVpA9ZD52iR0OZ5M4pSFAJbQhF9NYWklThTu7tYsjCzTkIy/5yVP+ODQQWp/a+5j1AtYyWC13OfEDuyE8GhFc4akgFtAMDLwhD+0gkAJA8vJx3aMTHoCGBjAQ6RQOkpf3QMfvIfCBGOTjAkDU7DucbpN/KAIAr6bHB1ak34bFBSfEWpGe8GvHrFBgBPLwgCDiAQEIpCMEwC0P0Zihcg2kgNK4TG5DUP9dLV9mHFFt2lJ3beYgh7C5JxKEd6gQ1qKZl0AcU5g4U5OcCcBZj6dwVeiB0z6Fj9CwW0KBDlxUBtJBDCHJCXQZ1JaQSpopD8PAj//xSbvJDUj1EzkdlHeYYL2tiqfI15tQDF8Bj+CpF5fIU4tpoLFMTO6MyT9oQZOlw9pIwAV8QAdUA1c4wH08xFrAGIt5j0aQQhqggg/ERd+sQ0+QksxtxkSgQxoIggd4wAjshJvIhYBcRHewigWU2tMgRvbUzEAY2TFcQT5w3eJEyhHEAAikwz0sgA2MAKW5WWIY0g7VnaEBDNyZQVbQ1AlcAhJCQDtQmWhd4GIc1PhcWJwQHuD/WQZEgMacoRU8rJXH6BkX7VnlpaIqriIr/tkWKAbSeQkLvpNncNyiiM905YkJ9MAbxMO4pIG5qNoxMIIjlMBDHIFOoYOqnR5W5MFuAckRPNshfABhqJo1mgEAEEAQHFpYDIAApIEugIAImAAIEpaxtFQpyU5X8UMQ5EMHHMNVpAEjdsAFCIIZhMA7tKA3ogNXHEMuDcKU6dJIiIWANFdSKRkb2SKJ1AQiPuB27ZHJHZrD3VtCwhP2tFHtKIn5JNo2PSDCVBM1jYe67R0Nrlnz4MztHNrnnU8ChpccgheojJfDCRznBFR3qMl3waLp/FctPhbuTGRModMRlVfm/ZsF/wrTAcqTt0GXeIXFA4yAJJ4eV6TDPN6HdzyhR+Aczc3QzdkEARmQQrSU1kEQOOVDTrRDGjDD4CgfmDyABcCDCeRgdpDNMRQbe3xJd0xEGvCIAjCXc6XFPwzACaADVhwDBHwN3YBECWyAPwzAczQRkXWLCcTAG4wLI4ZLVmwFCECZqgjN9byRrm2KAq7PhXEJFdFZ4qlVW+VZF7Wia74mbMZmykyPeNRke4nmTXXT+3zKvs0XRGDCGrQCI5GDqkEAABjABoBZOSABpukeV+jKCfhDXDZOZ3FNHuDBAHhAB9ADilCANzxAELTIe5hJEPiAS3WCEhSR7fAJlOBES2jBxP8MlkJYwQdAQBoUhgBUAAuEQBpYEOcIpn3Sw67cgAIUZHJlRLaRxbYpDehhYoUhCnlsTjMhTL/VoEJwhzo+1d9pR6Wwk311F+7AW0ISinwlGOdBzwAuD4RemA0qSkLBlu8oCuYd4KIdWhMNnla9Vk/22x4p03rtpCX2TsLZkHVtxqjsSUbW4s00GDl9SWYUT1ZRhytBhCUYAADEnWJxAwKIAGB4R4rpigZYSUhxVL0MBH88i6PYmN84lgnkAwDw45hVwOYMVLfsEpsdwXnA2gDwUaD8yD8AUjoggD9Qi7VhgpT+gz1cwCGgJQWMY0NwhitNKW2WmQTtAxbUp1UNjHH/ImeYaE/hSclTERSUZB6aGJZ1UBtpiGKdpQaeucZbxZVsxqqsziqt5kYOYFwCLpyfSJdfzUkSTQzsOIRB8Gi+GZH/dUecrKe2ISbErIrEGRNE9EAg7VZpQk+xzk3mKRrtpJfNWB22DuCGYhyF1aaWPcalJIbTlZy37WZ8mY468lVHOmiCtc69wWCidFU8VauWSNe5cgjFMFrnaRdg/UuVnJNnONy9IInBaeACShMEJqA3VQbvXFiBQcaIlMl62c74VGAF5iCWsKBYCZ41gRWHuhcGhZccjZM+HQE7UEksHkF4+sm3rk7lJBzdkAq7zonDiRePDpxtlRm3nVex9l14/2ngaOoOlUCP7NhJvS3kT5bZSzqRi+5NZZxmam5Mx6yGngVDa9aq134t2K7ieu6sOmaikv6JjiaMxvaOOQ1EEY1HyQEKfqEb6sgUHlhbkUARBipPFHgjOUhBPhQsiYrTQcmn6+ysQ7qPecFg5+wamkyTOEmTujaRfAWKsIaTCfZb0EwKyGKXvjngGTooxIlXDwoP/l3kvk5YvjmYBDmkl4wYG6XRMx1P8jAgQElTxFbgoRmWSDKtw7CPm6TkLUIGokjYlkFPurUPbClKxXzcikIcdZGkDjKlYYmrztgbB/rr5ikRq9wbv6FbX31Te01quNlbYd3QsTqu7DRJGi1MNP+VilcpKfXNUejxamk+ZMmqSfM6j9xGCyiqKlqx1T803mugYtgeMAInMF7d6t7A4ON2Cmx51+i8Gek4IIJCLva8KL91G8ZaxpTBH7lK7HY8wxXoBFuWrAIWmBQljJFqWPUimnetGTPR6/LAl659bEFdWBEpXPr6LprUVsUFb7mqZFBmnN6iaOESk8FCRoBBCXyBLEFlbH4lz/paJEuqEcZhkHTJSQSDChw56Jslq02OZpplzqTer+wCz0cK2Htd14TB1rneDvMi1IapbeqUylPdFEY27kt2z8LdosltopiSk+jkpOOOU+1iLxkbLneRbo5+4LaKk/uSV93+V7Q8Csb/pg9nEC/+/cMgVNHVjsZa3Zk+vGrXKjAqp7Iqs8wEApvwsKAJlpfTdlt9CcoOh5PezhHTjpimVBtSoUp5wS0SYN1FkaN6EpwNXQmwAk0hS9wlOwhA+dceGZY2QVG32cxB4ZMmNg5BKdmlECmScvIaUWTPlBvuOo8c1Vdt3ltLyi2E3s5iZE6nUO6/nmy9KhkWY7IcYlCSZFzwPE9SXlc6M0ozrSNP0qKRIN1CPpj+0agNVs89mwoC2uA6Ig8Mcq7yvFkVh9OTQrALIjKbXWz5OCz4yOuiTaoPvvG9IsTGYiQkm9dDfk6X7E520W/KrnPkIonZcsq/GIq0xHI/m2tD/zzAWgEwagowAZvyKi81Uzc1cuSAeEky2oYzdqzn3m2vBpqPQriSFKlT85jt8tpWtlXLC7WZxGzOEJjlqp1kutamCHeLK12g/WFu2hJTu/1dJnJVrCwsvM4zeP1w1Q0Pv8mzXOOwOQp1+GjrD3NJHFNfT6NoLEezQ41VDk5cCzp0uyoaQcku5gCz+BgPnlD21CIu5azhZbdrz5BOT+8dQIGgKElk4P213gQ1SeuoTsoJ6FHx+cRnQff1UOJXAo70RjqprrlKVBPZagtcM3No0O724E1Qf92vxPYmsE1tS8PUx1FtEqFXzjoT9bzbsXKKWYHy1YpG1pZyF8GqU683e/+3t22wx8GgM5SWWUVXGG+eG/QYoLyZD70W7wZWhl8mFVAypAWIkABw0GaaQEIEQV//Gz0poGyI3HMXkzC7sec2nA96r3Zh6DbH4XRwNcN9Njjt0f0K1Lwl4ARCqHap80FFczYB8SXib5r8MDV/ZjZd1ywqzPO4KGG/1kSSiQWSeMElhqOkCs5O+P3Jkeyi01WfjsWS6k0ebDVB9HbM9T8rLMGxsyW+1gjuF/A+HL7Vpvq0SSU7Lvcwab6GRzSnrDonJdluj+hYMfw+T5APloJleQ2Xj7ntqhHrWxyj0+DipuP+g5ytagCTRlvpmVK7N6M3elNDdXxdjsP2pEBR9RT/850Dx9TmrDZoOtPq2PVCsMuQ3E/ErexoFd2rHaYCqOcy3xSM5jVJGjauBuV6tSS8CdzoJDKW92k38xv//eB9zzXyVvmIuJFY3UwcSYttOlHmZSI8c/baktMTWXmcsFkwLQ/6Xmv+LcbUfjX5eCSTEjLbis9XxfeYm5cwlW3AJdHSXslq92nbclMP0W9pJolPzldQy2BvYytEm1e4bzKpWN2I9Ndt9ymCTTEse+6huI6SEhnPnKESUSyUZzMHUzvNrqikxOIFLq/Cy3OHgGIonwYpDrBSq7ejnzzKhy18N6y1YglhJ5TzKjx2BWvhNS97TlA</text:p>
      <text:p text:style-name="Standard">hIxoSYEIvfU3/RWYv/yCAGaADAPRARn3XBgM0jV6u0o9r+ApNLWt3OuE7SzpU6+r5ubkotzhyPKsT+sQ7ibdPnpxrSJtkvZavRMYUsGb1PH3vQzEMuZkS60Boo/jgp1S6iFJXqhDaDi45wk/U7KBk5zxxYFlOr5Jdn/4VQvfTO4O1LNpk/1k3Pmc4Or/wd2s9iRtY0g/tsxKUGqMPf9u2D8PJSL/9ogEPxT/t8R5rvFv5X9eTWIv1w/GkLpuchZYmbZ6mqqYVKb/VKZp8yge/8McmpFs0pDxvQ1lWllQJSz90fOf2RIkmhi+uwdFgzvMDO4hrkO49biI3yHGw24a2NV2cNwH0OI8m6kcu8v/UPd0U4FSPlzq6fMMsVHtVisqC+e5Syts+jNVFNE8CxBB+SI4MLCgQCT9+RxIuXJiwIcOCRwQOHCiwYDmH/CpqnJiwIkaOEB1qNEhQ4RCSJk0yfJjyIEiFLlMqRGmxYMOEHhHWVPhTY8WZBBvy04ikYkKXSm1aJFqQI06HRSk2LZcUasiFKqEatfmxqteDBqf+hJi050+HVa9a9ImS4tOaJhGKjChy49i2DTXy9HrUbNKNR/FmnWlW4teaRU9uJFjXYt+3F9UqFYzUbWKaKh9WhRpWoEmvQ/5hgmcPdWrUp1nbq3Lj3xR9//7N/neOdm7du3n39v0beHDhw4kXN37/HHly5cuZN3f+HHp06b3LLf2MEuFEo5y3ug3qkPtYn2R75vzpUvTQvDLBe+2MffxLhSYfExVrt6L2vV1JhmVK27yIcNIKKp2mEqmjqD47Tyi61GrQq4b+mU8x+SKMrKkCKbsJM/cgW2okygBrS0SgErQvqpsO4ytD+UAsKaoU12pqMRpDFMypw9wSKi3tyCoqIpJeEi0u98Qa8EGycsqIqwzZe0ioI/ODyLPF0gJJpquojJKunWz0kkLuyNowp+yO1BFGwMTESScN1QpRvbKgdKpIIc97My0Fj0zMLTmFDOoxK1MKssiyNMzoJ8H8QnSIAMXzSFAjgcwxvRgV+geH/9XsaU011AawZ5/abMPttulMPRXVVFVdldVWXX3V1Rzau4kz84Qyb8zLDsRwzMyyKy9RwGy6ElcKH1TKSyKLijJGnYRjkSLdfqKtsbX664m+qWxtCkU6qWwTqJOWTJKhCe/qc7ONxMJMxQKnNNY88bQTsMJwzUrUWAoBA+2lLPUUE8WlQusXLCNdQtQzzNpCT7GztoMJPmvfrE/H7zrEML2LGeNwyYslG9RFRe+Ey71iK8MVUiVpfZjBFo0MM1H7utUKpZbsfVgipJgSbV/2VGQKI5R2GnhnGnH899yEKysZ3kndHVZOmlJ2a9KNzOQ2r3DZ6q5Ahrjy8h8FOtW0tf/TBgh1ihxoU7tUWN1+G+645Z6b7rqLqyfFmOI0T02rvZw3v5sXNjBcyA5rNK+g3+sovD6hxozhowzjiaqopiaNtqKRoA3zQhEH1iDDt/ZxpIm0Mvbi7qiOi6Z/PlKMRJoCtTTQffcWLCuZkQTzrwktBw/ZfE8PvqausB4LKiLxtBpfSfFl7N72kLdRtOzYa+s79Zym0LAzFw10drWqB3lbFn+fFPeh+ASJP+BjfhMwuNidb+CvGNOKJQtP4qz+HVeEOkaKS967aGIpqXinM0riDJjil6EmaYhj9CuLSLLVnpd8aC2KW2DXOAJBytiIajHqyljCVraxdQpttmECbUj/ZTcXvhCGMZThDGn4tg7OZE3589JKHMelkR0GexXTEYREszPQfU19PREK4SooNHVp715Yah+b+DUacCGOMeW63mQU1xgV+UpIdSqTwbh2rgDW64CWIZPKJDii+1ilT+zK2YUkF7wmDcF2koHU/L61Hvs55mX9uhPi4hUiO1YNeohBSvKGZKj/yQlGZvKa/y6ioaDd6oEBE0yCjGesoHUseiqLkvFEcjABCZB4BfQQg5LVndnRDGTqktcbuYWg0MVxLpmZk5duRSGdZYYpqPuKLTVDlE968UVh65QJW3O22rBtVDWU5jSpWU1rRkcfPbhmcfgGxDtZUDwlwdbzxOk4/+ukyHqWIhGQAvRDxHAPZ8Vr1wYFhDA98RKSfxMQfAREGH5M6GDNep3q/vfAxhWqeSwSEvGess/RjKsqTCnWk9QiHkmyckGnM+AFxedOHumIdJCRSfsQp6/A+ZMkIaEXVQKVmK+51GiOAxqVtmJEyvAnQZxUjCq71UNo9UphLCtgYRZJuyl1M34+DF4hyWMkeqLpaO6hz0BR2hhdIa8/Fb1Pu26UL2SOh1F/VBCHfgTAd+Hlo+UyzaZOOLZQ6WMKLJTrNulaV7veNYbqKAdef4PDHIVGiQaqWY+C5cnKZW+JT+xmEtVFwV85D06UqkyPGPfB0p3yJTExXiqBaSmo/P8DRz+LU18IBEIshSt/pCynjDoKtDj2KKsLE5cxQwg1EvmyYR0rUoJ4ZpFGBU93UgzmHktHsCilNGsMU8/nCrisIToJUeDRTuPylDr7ddJCM9VXRyElW+dGhlnRq5Nlk/WuM37zL2O9lxJt1CTm9XFdblqZLM+EFe2NcFj2OZruxiXBwyFwe+odi2tnVNalCS26/3xAFT7FTLbC41Ow0Uc0/6EOvl4YwxnWsHOOcI4SbBhAYTxaQLOXRfiyablwPNMOn7uxEiUSSWEZV0lb+kiyVgu3VAtcUCubyqEZxFxYHc2QJwYi3aorPbJjneOksuQarauX9EqsBSsqP/kSuYj/GYXf8vTksn9pNZjBjCW3pgvHJwnrRWVMJ7goSZLTCnK16d3sHDtjOAsObInpK9LU/oJnMjISuzRRLqA4Mj7fDnleYGFKH8ucLgUhyM2RTUv11Li/QIKJT+odpi/NpDzFObGdEb2Qe2tGS9U95h/7sIcWTtNW1aRwbXMF8axpXWsMlwMJFgaxCH+asRUxMj9H5bWMukJpw+xWog8MmRU9OGoaiRpFeJHoeVamGdwaT5UyZpaEwvXdrtUHvx26TLGVOOeavg5IA0uw+k65w9dxJ4jrHVMnv0OiBYqrcPY5Z0SJ9p7i8m+2Q7GlHBvbK1FLLIwV9bPFTOfIep55aVz5/6iDOPanpYWlLPQq0dIcIzAd03lOe+tTasEMzOFR+c0+A1FWp5dH9cnJ14zqXogKOEl0oel8jgafXaC6uo96p7r/VECrH1z0VjtzwnNtoa2Z3nSnz5AobNOwJyNeyZom9EKHtmpBKR4zpqZ5Q/kcoMQGk/GCJ/Xqd6xtZF0p6H67OaDR8mxx7USsWv3IP/3TEKQA9ugzaX0vHb17YJp2Mvfm7mGVshfp8AlI94nZQs09TDgDmlWyBpV+LGKvdiIn028ulIO7RaAEmxtQtquoi4PDkBpHxKwgetwnDT+0zeUDLJcc14oZrBrluHf3PeLXRzRdVvlYy1G/sLaOhvLYff+39N3fYdzhJZK9vkV7JmWy1dWtRhs0Zf10738f/K/qCw2IsOHePiVwOXqPjy4pPF8muGhZVv+Rc7Xiqj9MJ9JGqI+KSCOS/XZx+gQAs6jLeiIh/kEyIEcqAFCBTqZC+AxQDKMoUoZwMORoPGJ2nMi9+i+BJo1X5E2P1uvHBCrZKme22m9OVs6/Ameipkd/BM2J2OXncqbhps1BBuydpOZeEuxFaNC2mkeX/osqiOhNRIh7Io0CoahIxugmJCN9wkh+nk0KoWdJFqguBiy6gomDZHBidIlINqmj1APjYIthbkyT2EdHFmpFVKorOGOv1srois4ePgXW2mbpwg8P81D/D5njKMpB1zIsX8RD38qOR9RwhIinCFUvRtKDkMStQgBm4bRFqz4N49CuRVzw3pKELCqISVAMWTzDd5rlkRIohBwke6ziAmHH6xJoYXTKQbxsQRrClmLp2HgLktKKCmmqKcLDYYDwZtoQRv7otH4LC2NL60ZKcHaxRg5JvYzx2TjpQwjkfpjGPiBlz2yPj9qwoYyryS7ORdSpoDSRuPAj9j6tizQL4NLwUKCGCf8s/krJucAFUfIHlmxGldJQEiOrm2zQlZKxev5hwQaA6E6o1SSMwu5wDxNSIRdyN6pjJzYMNOAuMCgqYLzHsuZR4uStZJpki7Ds5apsMmRmhNJH/3X84rTQLJIQsakuxu26ELTiC0koTsae7FK8hlpE6b8ii6JohD6WqPIMaZJAJAHLool8goL+qCXmhz8oTxbr7BNphYduz6uiCxi5qqv66wMRzT20MPak0JIQLf9MC8XObfTwcU2gCL2sCwwfESR4DyPujQMZKX+KB2YEaRrjhRdPRhfJiiRNkbCKcAIlSRabkgTVMTBzT9SApSL9KnWmrS7dI9VWjWzkEDVeQ1RirW0YUjM3Uw+fohw+M64u7BI77lb+htpgyS6ksgtJhtLeaQLDcJVISz2OLzUNxDoYSgyp7RhDb/nsxQNJJhRfs+/UpRqtpXuGqsoMEEb4pn4E7f9mPqTSmmyU6s8egSuXcnJG1I7FfqdFmnLaYGsuDOfErErMaIXvWOZLnkaOaArZoM9ClIdPcAWhIoYLYZAHz+dIQvBIUG/RVhO9cGZNfhOoColRQK08XhMYLeWY2rEFsUXdiutHzhHFik3rAMsb6YWpAkumqoR/fkY8Sgj7xoY16DA2DpIzTxRFn66h1sEPEZKuysoKG4YxDWcunXOcrDE9CUVPTDGW8kQKeVIZe4Wg1Ejy7A0ri8i81uc6ZvSfWNOHtiaYdMVMNmdCkEhYlMR/vihk8Mlm0mgl7SctxMRrtudK4TJH2Cm5IqiQ+pPgwkLxZgy1mmexdHLLMPAtmYb/jIZzuwbTTT9IS/qxA3fKx4zytD4jqtby9tTUNMvQ5oTzO/3GkdJReVyM5ziSBiflJo7tZTKQfJgMJLNLQbeyo56mDFUKXrTl8p6TrDTi+iZzID3lrbgvM1OUVmv11v6iHFiUCkTTP7Jmp3IIH11EKQn1phrHO7N08SQqqESvgNYpogqFPhNFIuwrLL9jSQ+OIx9tY6oU4rDGSkxzx/7pgIqH1AQsl8QNxi4E8SSQkQYJRljyTnd08sh1tVIKTS1Lg8rOWy81DLPnWaXMZurNqXQzSMaE0OCpUhDH12jnh0xGtBJURpZK/WqHiqiOg86LOzSqYOon5Uwp2O41QqCR/6NALREHzotyqX3W9HfwiMgATmApcKAu4sZKs11hz77WLWPwAkRfNQ5BpUSVzlaDVmjrSo/KgQaoYB1Ecy+tBwcDkT1NVUZ78FSDrRudtDt1c3VkEQa7cDM+MetAkv/uZWGftRm1RlyBtM7edUHIpymD4h9aKY769HGEKIn06+qS8mocMfnQpIFqS0OdKG5vCDsiJr0KVkVip6sGxU0T63DZLsmeB5TW0DFG6buCooKokRRpDz5663NaCUf/Z2vwZFv8L1eE71qtc8xeJ6xa6yPnS3b8D7/ckGOl83CWZWm/0asw7VPJzCdOMT/zJUp7F2bQVS9KBiT+YRCIjlPGBv/pTHRonxd6aQhXywFpaUA0mUe1XrMucVBZR3Ly9nL1AKlDNgYLxRQvnqyQpkbG7vKyjqWpJqeLqk9fMWNCiIu8xsONlG8wXAccpy8rAA0KQ8lNJlcdc7O19I4Vg9E5N/F8K3DvirBQElOsvg2S4KlCimZuB7EpRQ+A/O1uaQd5ym1H0PRqyhXyxu2XioV1SPaNYBZ0dalyIpi/HOdjRJFYDWZBhymRTqmdPojOyHZkbS4oKNjlTFZgVRMtbmo9cTeC1M+Gj0CZXtXBfFYfZNVFoxeLs9ht9IhFqffCOvQ2r6NrxklMnSKJI+1OFfAtOK/3PJTaoHWFP4JqbwS+Jin/q9rIr7yl6i62quwiOA+CN91PvCL2UuCNkFMV9fqRZXeJkdR4LyHIz+CHvRLqOuxs01zqnMKEYuSDhQ3wENltFaFTcXuP8F43sxDsfjRuQC3v1xLIfPhzXuhO9izoYFtET5UYjNIOSli5ZUbKuUgOiTh5vMjHA8/TNlOv5MgpTtBkS/CF366N4wz2gGK2YHf5nbBUByOqNFpteTslwn7WDrVYnMdZ/HB1HY6WVwlQOUsHdAy3pHy1BqdwCcPStfIP8Z6tAkfueCDP5mKZU0Po2JR1d7qsXZu0V8cEciwDWRTW9kLDdyqlSm4Jp1an4KhOFEkmgOCjWfsMMMUocZfU/2KU+ZkNTCo/GVpEKomvjleAkYPGCcmixgSRyFEQjFni5UkcUeeaK/1sF7f6M2298JPylfY6C6Rwkl4Edizdi2kwbqBeVwIF002WkuA+Rm8Oom/mLJ+VRaJXiWDRJQo3qlFNtX+KAiAZbCCn+K1UqPvIma3bGjqKlnr3iq8IZVgZsAu7CEJOco1+koAWkRbFt5zSBWHGmnRKtdu4RpdCd36s2X1gDqHL5WY3OEs3yzX7JBTbl04UpZScyt1ek+Qeh6eYCjDTq17YdGA3EXNbeRTNmEgDrL+c06RXrlclkGUSeqyuBqKihGkzdjEyLVuO6ZjUVaUF25ffqX9w6UKLCf+HHIYLUzIRVee41PNMISY3G4fw1Mu9Aie6wwwk/UlZcPbkvDNn7lRvRGcbN9t4WwZRtjk1eFY1nEk2aCM0r9it69u+h8MzWZRF0xmszKmhlCaBNW2j1OjGVExY6cTxupsm/e7N0u8LCSdRWyaSTvOwxyhxg8wojSy7YGp8mKR+lfo8x9VOEEqWcO+SpVn+JA7cnBlCBIiA+Qx3+u2ZsQNHcaXGqgVXlJNlqTb4HmlqvmjEzMrnoCf+3I9nuiiEdFtmowZ4c5J4DKrU7Bdk/hK/QHUebfi/Z2/a9CaPac5blrQ81+yWBKqDaMuj8DXmSMb0GHbedte8eCdIdFzBBLL/veNQ+54JaO9bz/c8OHLmM8vhHOQar24Kx+0W60IuaqVKSvwHA6uEtloSnYr3tqRwKH8qBhu5cA5IWK4UERnRh4frnyCo5miRPrWxWN7W8GAXjuRYKgiNnhJm3IR80j0VA7OSER2mfXrGZAgrfMLufMHrfVwc/kSV4LQ2LCWdjToScLfraZJVE6usYEg7Y0znfgp0P0GVy96ypxCls3myUp3kiZLkwT9dKB2QtoeINe+EgiP8Taa1e/3RT6Z0Kwum27mzCaF7ljF6c1RNU1xtDt8qNNmGvvmc4O2bBnPVaC8sKcVHGvGP7Eh5V5zHoQgPudrdkImyyIqqb0AKUVM6//LAZxSF7J6sbcNTwlzeeY7uTuVU7GAQAqCcJ6JfyU9BaM3/MmXwIsnkwgdBJ/EAqMePz9ESsKCvC2tXXJFgmrymaG1nt1cTaYxCd5WcbMozXYk7j+KmrJc4MPcIkF7TVjZ1B9o3+HQimpL2KCScUHJyLB/d1eyBulrsBKVIajaDbsxC+rxm0pYqKF4TRJd4O9J0sURA1FUpM61pIxjWuuAT376LFml3la98aJ1ACC3r5946pCW5HSx6CYARihNNZFPxN0SyBdONJHbWRGggrdBPm3em1S1efgSHza9J70tmArT4FGsyUD7VXak3OZMNSdMr9BgZ0z0/bVwNsK/Dlf9oTL2adfiTLYqUIUfHF00Q9cPhp8xgKpBirry04+N9GB5VeU2odS98DSS8yMgJr5OJ/qrUTttC2ll4DQR7rsSzetFay2ij+KegWzoYEZ24WEwFAQIJv4H8jgzhJxDhQIFH+B0sV3BIwoITG1osiPAIkoMEj/wbBM9eSHskS5aEN8DejX9T9P37x+TluZc0a9q8iTOnzp08e/r8CTSo0KFEixo9ijSp0qVMcUJ8uq4cDSpNq/4cCJEjQYoWN/KDOLDhQ4JgMWJMeFCgQK1pFzZU+5WgV7IEh2h0yHDhQLsYwZbFmFZsxbUU9eZF0nCvXoiJw3J8GzhiRq1hBf57LPf/7V2uCTVq9Sq2MJJ/lc8etMgRsdvFEhUqLKd1c+i5Fz0rPO26LGPXCQU+xRrWIUWJsksjbEt4c2rKeIUzpjwX+d3EcN8C51tYuELrHDn6jdtQ92PVWYNPBA68K1fieX9nVoy483aFcDGGTlw+btaJEOe6PQ9WeB1lp9h38ZUW4HZjAWZfalupp1xjW9VHGGeJ3aVaXK1phlZcdNVln2LzhbiffXlhOKFxcamVVmuY9TfEPw8MoAVJId0okkn27POPPi71KJNVQg5JZJFGHolkkkoq+Vs5TlJRzpJC8sYhiHlN5htZqd2VYIKazafVcwVmhhZ/C0WGonfO0SdXX5jJ/2eQW4GdKNdYcNHGpmEYnkYai2c96N9m6GE43UF9OkhdnhmtGVuD/1WW1j8C+rmaXtY15mKImOa26HmF3YVbcNaVppGAv13IG3iLmiVanKsJmmVhux3mWnApiugadLLF1115c00k30RjxcmQsLfNFxqM9IXm4asVYhWqbc051yJnW1Em7YfE0tVbW2eBaqlqWZ66poBWDnhsnR+iJR6brYFX7a9/CpecfqexK9xF8uWZ2D8K5KjjSTkOwGNLQf4zk5QKL8xwww4/DDFT8R3h5DpTRXxUqLSx96erW5WV4XKcvuthsY0l9Ndf0zWbqHbZAatYePe2mde7GV5r2IL3mf8lm5oMJkqavnuV6h9YC2YH3UCXiRoZbqU6uG5r+w43YEVqUncRbhz/uZGfqjG7KNHaOdjfcZwxt1Wbvm7am2fGVtpWqLjqhebZvp021m4bbtSY0SpWLVap2sUJckedkRficbHSJRh6+VUoeM6kNqsXzmI/TdcQRtcHLlfcSpYlszezdSV/bT2dXOilOW16eh7CyqqqDG1YMtrT0l26pht+NBKOOOrIo48v/agOxsYfj3zyyi/vU5PlUBEV81cdd+F5kImmH72JRXZdm9LyVeZFkzmGGNQPoZnlvXFC6Gm+sP2jMsp5d38ym16hPHKqz/1zf0RvN9suwvzmXqQpG4D/KveeyN0MPzSBTRRaRTVa4e1OtboUq1BltvSJSE1fy1ebXLYft60PURlEDaDstL0rcQmFfPOctxplmAmNR224Ig8H4TMhFHUvP7BJm58klD0ECsp15jLbbgCorvI4qWTa6Q3lLLW67q3qK5vai1pmUyXuFMRJB8IVWGBWFuuApn218tsXmxWY2JgJOCH0HKrG2CJg/WMFNQqYwEJCsB79KCYIk54f/wjIQArSKE2KSjkSNkibzEpDK3LZ1DDTHKwZziwznJ2wKlQf16jnPUmrFaUE2MgoQSpmUBvUFZ02OEYSSEAeG415gvPFvnkHhikjCGkcs57r9Ic63eGW5tD1/yArAmqScHKIzDKIF9tcEZiNXFkMb7Ob70wxUW0zW/2ydCWzfG2Zt3LVeTrTmrKp6pjo8Ry9+PGS87wkZidqoaj8E67MSWZFguvlJoezmf59hTk2m43tWKUbyWCKXBps1mFe0p91aus96Too/tB5ywxtky9xZNXsske4Gc7TIeJ8FL1C5TN1VaeMhjOIv3LkO4CZJHg5eElL+5jImMp0pjSFmPMsRpWaQhFRkVlbONl0qXgJ5kva7MuHovmtubhnMcZkpPiOCCIJ3RKiMRwqCekTGU/5rXPV5J81gYW1UjbzTHKSlD75ZaUZ5qcx6YxR0MxWmZ7tS5/Wm9eAkgXNSf/KSqA3gyu6+qev7ZFJfHjLyCdx2bWs4c8g27TVPKtVzrJxb1OwgVmnUtRD2kyMrGSqVBMNC9f8dGRLgIrcbILzEqLtKWYxPGumPiQ7NRkKooXzT6j09jHhTDWWLqvcyfgyqrp4CpwPhWXapJmnw7lKTBfVq9L+Zcc7pmQlBvtHMA5W0+xqd7vcPYrzoLSO7GqtuBK1VTaFhiLxOZE7fUXiBju0qFkWVZOUsqLYFPKSITzgDuhghA2iNaJV0W5Ux/QbzFYWKbP4hXQEnmLczOlK49ZGakT9S7HcIg8HtAMDFYiCGjvH2FGGsbEjFdtarNc6qn3Wvjd7SqYE1zX4FPH/o+gxFiu9xcvDIfCGma2Ve/NFq/Lxwx8haEcIWOCZrEGLcpalcS4rdT/xmZdYRDsdWb85VnEehMjtEMQ78A</text:p>
      <text:p text:style-name="Standard">Mc0Ci4Y2z8EMk8Qpp+dGDDFYiqUctWFgoPwQJ+QMQx0uAHewxOOiSW3VdDvNejiWu1HMWVgPgyKytr8jVojIu/Uvo7HZmDJXvEbncvjelMd/em5ShedsuBBLAoQAQIgAA90tEOdEAAAzHYRyrT9yzcwAWVSmWxfJsz4nIKJMNpaAeqfX0MdABABA8oh+CWyk7C/YMBpEgDKv7LaAeFzKH/CEIvh4wAdCDAAmZdn7wa0ifBljm3v8pbBTDQ63SkwwzH/0h1BwqwgSiRxkVzBSJH4DfvgvyjHxq2Q5vLWZrBpK1z3UFNhWY2qZnRrXKNxRlYpjpENc7rvkRVzYIIo2M8gfMroOaHCQggAAqQ49eIEIQB4u2hJaJQXdsicjpC4I8UZYk0QSOOGyViA0aQ4wQP4NJABnCCe7QDACwoKnFag28kNEIRH6AAOtqR6nuEwAAD6MuhjQ1kNw+EyzDPbdVuJ1HNRCEIFbiAA+gB9XbcY9iY4Ig8RN6KCvzmxB/bwCXuQYEelGAdZsHCG3ydag4rbaRjw+U5W+Ypt44aASB4eqpBgIF8uBo3scTmZ+aGvetRdlUnjW5K7cEFPbrU0pouvf/pTy+9m6ojvNkNwkD2YQAKAB7Vx2C3GQ5hABMcCG27dKKsQaVjxzJZQgGyMT/4nXbAm6HXxwAACr5iLPcM9x9wuICqNbDxr131WQoZOz9KIAIImAECMZgqiq1zS6l5SLaAG9S56VH7OwMe6hQQgQk8WZheZsUvHvH5P7AACmwWHOzxIrmyIjOzS4pyIPk0N+vzKrVjLWsUUL33StcTZh3DPX+BNGSWTw0RBCiQC+RwDOsmf/KHAXp2bSMiZKkyZCFwDF0HL7nVUaQzED0AAeRwARswMf4yAkLnAP2AFX1VM/ywdLkQD2mHaknYDh8AD4ixTtbGgsnEJuVAZGaQC+//oEo9hiq+4h0QUQXWh2rL1w5pgHYO8AylgnwSIHfGpWIsIAjpgA4X8AAIwT+9gABpoG0iYAApoGdL0zHYtBkJYnMegxf+YgAg4Gu/pm6odg8FYAJ9Altgc0QTYzVw5TW2IhGPhlIqpSN5pA9TcDCIhHqjSIqluDCcJm80BWpHoAUYcGr0JwEXIAAhwA1p0Ij7IEoLtkCu80S04j+gtSZlVi0mxg8Z1g5XcAIBEAAXIAGy1w5WWHT3NSaMZREycgHtAAI2ECtOZHFhg04b4AGC0AcbICHvEALVgABWkG8wVnh+KGWlgzrfshDlUAEf0A7c8AHKeALNSA5QBwL2Nyw5/7RG/FABlwAA5bcV/7AGGiZ4mRRmj3E0weU9cSVDDDJ3y/JMl+dB0oI/zKFM1/Y9DfVB85N1YgRJDzACEMAMaZAGFBACJ3ABCEAB9IBnFXAXFRAAIRADoENagtMQVdh1iLKCleRVwKEBiJiDfgF+iPiPJnBtkzgQD1AAEKBuxwABL7mPjdcOrfADHtYIBXmQVGRxYacdRPaCMedZY5kugUWQfgB18QABEnACAiAIEJAGP0gQ8iAF5MBhEqlcG3AC6EABGlACwrGU6CAAVachOKmTTQREL4N/4BE09RgP6iaYsSgAAAAB7YAIeMAjRtUdxSWF2tFjmqIp+tR5OgJpJP8RPD/yUqJoirEpm7O5FKrHejTlEUogAVAHARcwAFPFD1HAAgLgAbi4WxUZHfElZF+CY1kXRZ6VSkcAgHxZATRxBCbgASBgiyNQbEA2RGD1D4DZX9CGLEIpTEiQc+QQAHNoUpKiNFHSRRrzFvyDIu70LMAiMkdQARKQBh0gDwUEG9CAAFC3bUz0SxQpKdaoav+1g8YoeHjlN9izZNrXjcnJN7QiKLUhhb9nkZxVT2SCLaQicGBmVPcUjGCyOgzQDOJXDRKgCPcHFlFQBSlwAWv4ANYHAT1QQU3mFeZ4lsOEHPnXN2Zhg2kghxrid2YAAgbgagixRMJUKg8QAPcAhxL/wAJRQDFgMQDNcAHbMBDM1pLAuSrdGBdElgZdBzL181Tuwg8KUABUOphcQDENUQJrcALPBxH8lgYcxnfUqHD/1KYBUA0QkHtYxw8bEADYiH2qdHT1gmiOxBFKcIfkcA8XUAWhhk4DMZxMaoCrMoHvQZYUpH6Mg06DQCORZkd5VF3XBVO06aqvCqs9gYraVQECkAbHcAX50AhgcwQUQxbu8RTh8RRPOgRYOlUeBj8QFSMbsU6MsY40Z2zjsnDPwJBa0Ev7gAdCt20w8xBRMgSul1kycgLkAAFNYGAQRRNU9BqSogGosHMbcC3uGSPRGq1OSk+ZWkDgNj7Eak5v9H5S/7AGecE/KAAAaQABIlCY2QI/PaRbh3oB5OBfM7dvDoBnXWlzIAkn7dNPY+ZYgnUY8QKqpuFeysFo3nlFOrYrP4ZjdNUV3PMVXGAAdgkBeKAAmLgdT/EAgZmj/BAEY+cdSRZGZgqDQnZLXaGv4wMXOScMOagaLJALt5cCClBAXucZ/3ADBiB0EMCdPqQRENcCC0CuGjA2w+qkT/oP/iAIRoaWvzSMRiQfWqEEnZAGTXl5r+WgcmdhmBcmA7EB1gcCYotOUdK3c6uNQVCYw8SOO9ov/FAFH5AGupCrJeAp7ChGkrRPH+MgkARcjWJzevEPmAAPI7GJn8dSw0N6sYq6qf9LmxPjJIeUijMFs4fQDj94EO8iWsc1QA8EbgqVqXVStLwLETXhG5DohPAjbowhEMgneLGUpG/wfKXiEe/Ju47Wt3Cpo44WvRGVTr66EDYAAejAc6I1vXshr5kzGiRbGFObNnGDMvU4u1iAfvxwo/dAD+tJhwlZE3TRt+2Qo100sVupBGTUTO8yPwkCVKDFKyYjIpLEsL9YOY8jj3/TVOc0NvAVmvHljYkicV7xDB1wDI3Ydo30SlGJo4DLFj6mORDBZYJgBR7GVJjUQJaSFjaACkbac0hwbql2AvAaRtsxEf/Qwe1wCNxJn34FHMtGCm7gXzHiY714BECJlgzVwOr/Wmv7tmaCwAKbJSEJoaccxlu+eiCQeG8KCgIx4CThcaP0AAFiOxrbyx9TBZHd4hEmELOzuwa31EO+8jOZAVmXKycPmScGpEVd+wA2El0m4YmgCFOwqbqN7MinV0hOwsiJ5A8DSqj353Une2jk26vbISlR4hcJ2ib3plcMa0IO8UAirBW8doJ0UQ5WULBSAL8LLDsKFSU5q8Y7iTNfka7pSlUaoHM5OFvbJDOQ2KwnqluQuBnpmoDTgRj7eZdrkC+Ssg8FgAjocAdziBXwqaHzpqBr3LOu9xJvR52l0nHiFFx/cXk9tC0Q6UPCVDbiJsI+mVvbomKqdcBzYiJ7pU3X/8RIXWQWUooO6PABl3otEaIaN4oOIOADFINN+1wW7/CGAKAErndBX7EPPQiDHnQbGvC9PIcE4imAoHwmzAIRUip0H/BvGxkfCXoE1UeuTcDL3fYdTyOcIZAGLKw6GfEP1Sx1WJghscRv6QAAMWdAqgIRGUado8HUwTtaSrNOarG/S7wVfbvQGuAk+ZZamcgPEt2ZnykqdCip/GsANzBEmhSk7Oxjaep1pIosIFIWPS26qym6KyE8QPIPnvbIe83Xl3ZTUJJdHrCZBcpbNgt932cBCwALaRAPaXAICNBqaYMJPXiLFiAAN9gOkIAAKGACEIGdmyl4XtUa+zm7QIh1Pv93fA5AnfrREASwZs6LIeVQAiiAAFRqBuhIABZ9yzqro4xVDgrgAQAgdPR3CQOwREN9DPGXBqgmeP4AAGr7D/kge0T3RCwQAunQAc8nECbgD34gu7d9kJjcSdTxfg4gD65BGhl9D3Gog0OAk04HdfQAAB4QwgrQg+rWDvE3fgUwCP/7ARZgDxegne2AjihwuBp1uZulkVXCaMzSGMCHHveSuTcTLCH1QtbRwwcmT+PDqyWVWCwAAOlAAfngFU+KPT6N37XXa/fgmdiKCEOsBCkAAulwi859pi2MO8Kh3mh6wAgRA6Ymh/YtdLlQdL3rSIwE4mZAATGArEftEPxTzbL/+4zyx5kF4Gr9IAXtYKU9AADoEA8qzXVYWC3lUc0lh2SO9BbWjY329zOQheVsNgAB0HjBhgC5jSF9q8ZiW82b2W4qzr8OkAdULob3MAIK0OFE1ohcgBxtAX7c0A4Fuk6Yk14WVVIMdaHjxlr01oExAl2ia0chUQV2/SMJM8l9beqnHkjOIxU5lUiWwQABQKlRiyuaPh+WIKi3mnZmgGoSYAHodBArUACHQOgFMOPspm62mAIPEGpueJf9QHMTId0EbQ92YjhrkOUnSLT8YAOyx+utyw9xjg7sdqu3eggBAK+ksb8M7RrWDnVKeGedgIX/kAUO0NhjmN9kKHjWbYXv//APFtAKx8DQ3nEZJSDY9JCYUeKmECB/vUbgC0AMUUIx+ZZZrIgB7UABQCis/hIA6HAPUWvfVJnracAM4GsJ/IAJ2Qp1y0cOaUCuBYAJ/wcK5NAKKbBmUCd/IOABTmmADeyxnnMl3LM3wIjgGrhRqQNXvBQ21bSB7JxGUIaRFEjLwCwManhct5EYGY0I7d5r/YgIBaAAXPCmkCAAjntnWqsAYb7P1uHTQdkgDPEP6XkB9hB+pZ1N5ILKPHuU5OBvAwc6pOGm97B8d0YO7Dazbcdv5CABl+1r5KDSLNAJamteSsMPYC91aBkrD2EJCzAK7dAB+YCshz0grJwCb6Dr6f9whMcACgBJwnOro9gqdAyfBsJwe1Jgl7ogf/14i1PoEObY9a7mnl8CmPRA6IZerCtmdDWzgmLWuQyyF1DPMn+SmnRNEilRMK75EnqN6tmv/cxTSNDzuoPkET9wh0vee85sZoDZa9UQAh4ADRqAAXyOAFj4eniACPfgACBwDwjgAf1QAF2udgBRYN+/BwHu3Uuh4N+/I/zKFUQHQYQJh0j4DWk4hB8SeVLaYajAb2O5cvYEtEOIqeGRDSfQteN2Il8MDBDSQCgwKMqQBy4h2NB4BIkGCOg6BOiHYoRHegIG8FtRwV8KCOT89PNnYQBFfyGOhfD3bx8eROhObCC58N//AAHoQNiwqGDEvXaIMGjIJwBEGnIBNvwTKbJhYKEVJJBz0G+jQ5EsOrWjoIFfz4gIDPSLIaAqBA8mCFro9+FmCn9ZHyzs5wCyg3sIRPQLAMLMMQAsRDK0OBiJ0MW7RVq86FBjbpEa+fE+HnjIbuANAYssx9gi84bRgQftPTj6RuzBLWrc/nux+Ia7sZcPLng59I0KUlS7F0DBcd/dif/7geVDRNKm+WEq4J6IIJDAnwc80ECBrtoByzv6ktunAERCYAE94BYbgqhqLjBAtcQeNC8wi8I7Qi4B+3hgMN7Wu+2fITawYA0/+LPCAgsYCOKIfiiIBwQQpBDhgX4MsGdB/0He4c035/iJ8J4Q3hGsuI2EOmKNDtIxA4JmBgCMSuY2WsMBehyQAhHXYINgttq2e+ACeiDwQaQHQNsPhBH8qdFGefaDoD8LHggsucC6OqQAlZ678AgLJGgHhBhaZI/K9cATjDjgtrNOxCTZI+y3waRLj59/FIDHHlNPRdXUUgcYSB99FjoHVrVmpbVWW2/FNVddd+W1V19/BTZYYYcltlhjj0U2WWVxja5ZkmigYllpeSWgg3Y6QOG5QFX8ziEuDDmkHQeyMO44fxBI455LUmQywHbScCCfRkRax8R01uQnHxDakaCCcrRV4jFBWIjuiO2maygf1T6wILwBLqCLQv+SkDChAAj4VeI2JBRuBwBF5LyAHEaAAi6fCywQkR8UADjmCix4KycGEOIJ4AGLnlvwyY1QsBasWflhAQAG/blI5nuzrY6FXCDLJ4gRs8utAgzglSdQfkyC5KOQHigghb+OK8cEDy4GaaGH3Hzru3+Q+Ece1Y4BwQMuioMGgJsMoMi36bYtt+DhPt30SxC7A3U44wiXMrmDV7qouUC/VNFTJY9bDr3hfjOuvCPWQ68hSy64+wblehNUoyGiYICUNFDxIQjl9pmrHXT8qKA6kbpK50jCyrVoLCeJro8x4zSYuYM3zABBhBLSuzz4By1ZYBRE8Gavb6vlDKAdCDRAAon/IHLkJ7V3sTX4339YCGHoKA3/p5wIJyS6ccYCbSSfK9o5Jg07N7DauI7SOQYjHHGDwazsbiYQygZCtj1RRUeB6BjZeqIQBMowcCGictB60HcPgfwrOJuziCJYhi2GRGl0nILO5VCYEU5ljjuFK47zrCOUf2CiVDe0Bw5LhaqBTCEHC5mCrKY1RCIW0YhHRGISlbhEJTbLIeVYBxXWwURllYNt0HhD7t7RLPBMyoT86AUCINODKDwxMKlJB7Y2AjtEBHAi5RoCW9JwCEPMzTDo+NDaMGIDEMSHf+Nh3EZS07ITBCAFF0AAItpxLRQw5ggL6kA/IveAFNxjehRpk/a4/wedC7KthAW5yUSCwBDioeMCGzAYBrtihgbxowofoAcI4gSYsIkAAvcYwXzsAUtHtc+K/yjB2NBRM4cABjvgkdqYFHOEElQgBRQ4RjuukA9OGbN9/ziXGQAAjSMwZAMBcEsP+FHGbv5jR3VphgKQQJJymIgeZ/EUdspxOeT8TTzXERTlpJSkT7lwft+hzt78iQQXAnQwxvmS8wg6nsTRRzvjuZBvFlOBVoyCdTmiJ+WeNs4gwOECESHZdpokrjUYc4LlYIEg0tBK4ISoXfDbJ2EsEoOLtcMMfeEfScjzOBbyowJ2EJkN2pceicrwgRAQpwnlQQHt5eR0ruNHzpBEuv8lNYlC+XSoGZVgh6yZIQ0UMMADnLgbNKLjDgyg5T8GMRdynNIhbdKfOKPzIjf9pIzG6UksJbM2KlUqOV3h4D5EtamG9OMKK43f5Sq3t6zK9HAvJI5x5prPzU2ppSgMDkGqMIBUoQqHrPqHPoL4j1iRloqnRW1qVbta1rZ2WU4kyTqg5dpgHecfCruXFSLK04VuhCjoWAAxrBadNqGDjkkYAibwkIdjSCATgQmPzJpiCSYZQEC53A4DwEkBfEwJoY1ryBqk4FVmtCMdANTeWqATnVJeQKyiUsuO3olKuKICLvNUi6AsMogC5OEQIxDsTItygtNcqCtf8Uc3g2mTU5b/cACwpMDL+IEFCqDjA/Zo0dp4prUu5WZv5ajAB8x73tnYNH8O0ABFoDvUhSDBMOS4QtVE1ZI3+aBconJbywgAVegojByt+MFOUlauejJUSUG5lPw8HCWDIsxTD0rPSj4s2SnplzcrShxxmAwzhm4nKEg+qEOOYJh2HCIGVmQyQ3dXXBBskjHvawfDLnS7ELCSaFR2YoQOgQAWDAFRoDoC8fR3iHlwRsUFw1B4buZTDGgvqU+O7IUecoIa60Ykg5RCPnabs8Qm51KwOwRYlkdUzEEoBgAgRzraQQ4EvINS/OjItaABvo38IwseAYlDFPgmyQRGuxbtdXKKC4FHje47/43QSBQUEYJCqeQ2noa1ao40Sr92CstPo3JR0TM/0mVKUCycbHhqqMMclruzrXrVP35oWtq2293vhne85b0r2JaDCmmZN65OZ04HmKETGXNkpKwGkUMYgAuaM04JbImOdSHhffdoBo4+FZ0N98shPKOHBCxAJSA8xuK6qaxysAAKcuDPqzZ1wwmeEh6ItDlQ/mMqBuAxmQU+SluiekA+AiABB+QBf4jAg2Ab0gMIvPM01RlCVxBbzKCRw2O/2bAAqsAPExgAAv8V7GSjWudcsMCYpS6PYdJgXvyNPQ3V8IMFAKMWkpgAHho4QQgqbNMrSJJtqdOfDSrl59SkQQI/GP8qlUb+44xRR3IyZZyXIRrmNEOZcOXUVkHp40LevTyyT54fop/WrW8zj3Tj4ZxFpNaOCEKZW10UiXaDCub3tRVQydncO7zSIKj6Q2iqXuTJyb7IwHraBqgghwAu0MZMY3AxgEMyYEJMDhCIs697RzzN9SeZeSZHHvdDQPwQnTOCQecdjxmxqnW/yHTgch/Vh250uHBqE18hCxPUyDn/Ts7fuE1rbwVd2hwShA3c4SYx2DY204C+YhvYuQfcyx/zmo0SU5/jSA0zyIWwyC/b4bzj+65P4TYoC7ie2hTOSRne+Acc6KxTITfQ0od1G63SyrcVZMEWdMEXFJZ6k61ogcH/CxIV9IGxkpKS3looKzoCuKKARwmRvekBEDAL/jFARPCGJMAs3GmlDRCAr+qB6FC4PjIAwTo+9tiOZ1CNVqgAtRIBa0GHXKOPB1okslO1NJSdD9ia/BMnjfgHE+iBDqAHAJoNs8MJTFgPQWswA0sfnwGM1IkDiSiBcuAC6yJEscADujjDO7xD/AHE7bC0McOAN8GAAMDEAmABLEycDUgBEDivEUvAN+iH3fgHj6KHCGoOfvuIbdi2KlGNfuknbhOK73Ic4vCyzYO9heKyL8k2QIOo8UC0WqyyJAsVRXushwIoYJSykKunliAH8zu+hVooG9wNOLgDckCqxYiOJuGg/7lhrFW6quBYpfwBoLGLJlXjC6Dbh27RAEYghxNgAZdIg4GZq4xIqNFpiXiQRvlBvy+hpdRxi2BbDLdJA5AIMyTwB0Gws0BZyEcku3RUQKzrsMFYntN5AAOggDTQhQ4AgvUQHz9wRU4agizowpCguVQEisD4pjdJKozgB7xzlMQRC3dBQHRMg7EzrwZZDn9YGgd4GRs8HM0pKk7BtuopjlyUn/l5NX5inlEpN3IbwR5Kt9JSwRrEyqzUyq1cLepgJynKSviSGgh6oywsyiAYAgvAgHhwABnblktTjVwbC0QolBW4DvNIqTTgs4ZQOFSohoTgB0uIQgBAAb9RM8ZIDf9yAIl18LMFQYj5uAipiYcEPIbZCEWyy7Vd254LoiS6SAN0oAAECAAROAF3QAenEgmZaau/sB0jsYKFOIIgiAEKCL6ngAc/qEfbQAKIwJL88U2dfJfsGyrp0I4Qa4c3QBofLKEhQLYosAJ0WSREcAAMGAEPECOgDIJ/yaRt9I62cYCDDAkW4ghcCwlq3J0kW4mMqsDIMU/MMzbAMbbzuAjkcBzd6I4Zugg9qjaJ6g5u6Q3ewUAmmYumGADF47aN+sH8W8k3K4BDQIQCUIAvo7M06IT4sQgTsAcreIfSYAGIAQAPsIDSMI3FIbrVXMh3yTXGihLrAAwTQQenyMKdmrz/I4CDS5i+GYo/2kzR45M9Cq2QhTIBLaiR0kCBE0CEDhABFiiNGnmv3dpARbAWeriAAbAIg5w/4wAMLIjF2ikHBdLGJhgRumI+H+icGh1IhAEOBQhRPHkHDwCAezgBFOiFGnkHe1Axn2oF7ZkI8QSVHXw8APUO5MhApqwyQEIoEFSAEVSVqOSsGwit0WICIeLKSaXUSrXUYoGtdSiH2cLKWlOAAKCH2iSJbrKUjFgbKCQHCqCmXvQzhUmDUzqCJskDgeCktauWdvi3wLCCEPA7JfgHaKBDAeCfjKqc4OgI8BSM27qfutsOOXIAA8ATC9DQd1BSJa2C5ZFJm+OH2WwZ/xHgRANstsrhQ7RyyDrTGcGwAHS5qh3ZkNNopxSgESWY1motDTsFDOepHIpqh+ILjJuziAfog0PIOH9YnoUQuzfAglH6h6PaJN9gRTKUKPHJNcYhRi1byiH8RetwIUlJoflBOINKMxZJDkpxMunInJaSMuhbMl9UD0E5GOEIDJnRpgrhq+aQqBTatTaLAu14n0IJMPFAHwQzoTkzQJ2hz3yyAXiEJ5OkB7MYgFSSlAp0iNnsGNuwEEvrrbPhtS+S2AqYnK0TWihDGD1rJaqaPKwSCbG5GATQrfChzVbIhDLKjX8Ik/s7m9XRO5b8qJ8IPQE0vpEVj617UC5gm8Qhrv9meAlhtUEMBCHYwxA0nUSZgq4DtTKNKlTbGgRy26Gp/IcpSLeqvNTQFd3RHV0vIQkpMh+tHAIfoIB0UNXnMFA4DMQA0EYPGDUXUtv4sBkusJhw5aTjWAOmEgB7KA9KAs0YqDoImEmr2SjgSEyQyJTOHEOUPCpxQoIowBUavYAe6bWWuIfkKYHhH</text:p>
      <text:p text:style-name="Standard">Is8QAQA+42krYY7aIEo+BeNOLAG2Q73uAeJ4Jp7UNV1Egurw6W5uZViMr5bfLEPAaGaTQ7HYBDbeJDRc4A18KQ2qYaZ1I1/oLAfC7JDXao4Q5nPs63HrbZCjRwim47KC1xFG1rkuDLhuTx9shoss7SzhTbA1UX/hkpP9kCCMDq7PoDMDlMOl2IAxFVFH3w4Q/lgTlMsL3mpsiVA4SCKtmIAGqhCM9iQv3jZyeWNgGmHv1SnkDsmJqugM/PHY8UALdjhrVOfFO7GADlXScQQ+oAt46ibfZUw+8MAC1gHfWLFDwgymtNGDfAyUGKdl/umiIiBnxHZxQAsgWCbyzIOH9gXVdUY77JZQLJYw3mQyQq54NA8fZqzUsM5zkoVzbUHEwRddiPdUjblU2ZBLzEYTb3KrBy9+9tBmIHNJFg4lZuh6XigNnMdAMmDF33a4thZTKgkLGaPfKCAaggAFpgRCVCCwdAV+2PDSjmCoL2kIUjex8QV5hi2/2KDBwzAo2zB5AE4gZsIOt8gumq4BLTyICRAn6X7jduigHfqAQkAT+2QGafFN1qBw336MOOkgH5gka8bCTn2F0/6ByAAADNA2HJSoLjSz26q21ZQAvwMny0tpoxwSsZhm8oKD40Vxk7hlL6yT2gLD8s1Mgv5p1oU1OxwEMerWMpypEkpXOq4gQZNgzfIhxZ+tePzqIjgHtvhXUsKusEyDtwRBCsoIw3UCKsiGi/rEuOIAUYQBr/YZTyAgHQo36xTHBEJCv6CBHgBaKMsRsZok9Ur1OetHYl6pD+8s2kcqvcBCzjCRfgKlSkRoTTwSIvouzB+2bbZSIkmrvyjPpE4Kv+46Kth26t7lWbKkb3A6ibHrQjjBE9Es54VBVAPdLxuYyhKjmQuepBxi0pFPRWqXIhIJWVURu3UVm3UkkF1SF0YJKihMuZ0sDB4aLEAHc6VYZr+0ZGeubO5lCbF4M+gaRlyuRSp0csLuIJDSIijJVS9loJ6vhkkqEJ0GJgJ2rDaqMD8Wh4aQyqDFbG687PA0G0O0kORKMIXJYYSMpf0OervaIjRAwABcAAIoB4Pwh1HjqcVcxFtAbcXkwLF4CQP0wiTjDN7+BeCugEPUKTEUIujUp7PFh9Z5Op+IM8xXp+94VONsR6Q68ETouTMPtvnALe3fOEPXI6nFrjJ5SkO/i7/bitpfviBIhg7Nfq6jvY0iJAIEziYJvHZe9o6VoKSKPMw/vodFr8sG7iYsyiHzRHnatBTz3ghmBWPRVmkSAoURINxBSoz202ZpYoHiGWMh2ylzmFQJ0FgNV4Pf9AAKn2QhlBbjGkIgs5CVpTF3ayrYgOZiHjJjdBx2+0t+izqEPhG4xPZhTDmdqAHNswUbeutKrsxwcmoMDNi/4Sjt9SsAdCCRQVlUQYiSV3tUBf1Ua8ixmAnTZ1UfjCRRUKxfSDVIQiCEkCBD7hCtYqdaTKd6DgX7aGedrmHaELiF0uD4LqP5IUA1sByh6Inx3EbxfTaJ6sA3DSlv7CEcR5Y4nwA/xHYEraBqzZbCLZAB1xSAIP5h3R9CWlMGKZCgIb5OqkSxn8wAEQ49nuojX12H4vpmI/ZjoXogQuIHyazJ+MU4NvYNn6AUjMABXkoIRPQAKYSFwFX9blguL+YlXNCyMk5J4YRlblOFCVTnBtDRhW+S8IqVEyJMg4+KI/mxWIt+MvCHCxzotHpHIslEfO4rTeIB+25BP65JsCAhwC4gJnzdSlFi+Lw6gfVw8h5339XvN6xGAohRkcyD+IxurVxCOO8FoWfFZtlIYV5CUTY+ck6HXi4gKAXirlkOECpxr3GMJjUiB6VmBe65KLtNBW1n2eNUGDOhytBiEHQ63iGXo3yTv+taYgKkoz10MwYoKcmMSVA6am6BqwROO+PHowHmAtVcwAfMAdtCRsU8AMDUABF47JZLEr5WWnB4TLLWgzQxiHRtodWWTerJPXZp/3a7xVTh6JyUIcp4sqLsJd3gQBBWIAAsIOemyNDWQ7JlJ0Q8ABo0AAMaCOzoK7ekXhEEJlE8AGTcfgQeM3O+QcRUvQ0SISnmDNKX6gdCfPacSiLSPQg3IiUWiQCSVIN+IB9Sbt/8dKRAQyFu+p7kACA0NDvBAh0ENDdK7CPH5IjFhCkS4NAg4ER9vj5C9EuhD9+Rxjy46eoA7qSJwYw/BeyXAUM9NLcQ+CBRYwTFDZ29BjyI7//citbpnGwZgiSlAw/fhwggFw7RnewiJBwDwKEdkKR/GvYA8QxCCdsFNBg4l8/B+0+/IjCcEhIeWYlVOD372NRfmx9ImG7M2Tdo33Z0uWr02dInSCPFGXbUDBhnoiPFvbYt27inQ0B98RclGfhIYgDB9ZLtHPloiXwmW0H08GHAAJCgEhDD0Pcf/9icEUkoAceH/sw4bmHqMCgopf5vQthJoSVKDxH81RQAAJHu5H1MowBIc2FDSoLs9C4kUVI25ILY/1XIp+DY+2OoWMd4EMuCOTS0JaLBHe7QwtspCDCPv+4RU5+xoWUUTuC5MQTguXsMwJ1HX2HVE/8uHUMTFd8/3CBBBSQYwY6tH3nFn4VBCYXFqAYGFc5D1yQBgg2EPURjAb1sFd2IKRzjwAxhMWFdReqlBEEI+zzEWZ2bTbEAynco2E7eYRwwiUfdFDVPUiuhJ1gNS524RHQHQaYaIWNaZhHbP3zwAD2wAknPPbMWac9b97wzxT62JaDbefYFqiggxJaqKGHIpqooosy2qijj0IaqaSTUlqppZdimmmhPnFazjrlUKGpqIwWVkIMDqDTjmqj/KFLOqpC4IEJiJVjjwCpqqaqhnkE4J1O+xSAyCEfSEBOOq+acSwA0GCHmEpKpdEOCB6UYNljDfXFkIm01aXXERtckCoGaZVAQAdpuP93rKrt3BOAAnIxQEo8EPTwzzr/DHDBPceacYyIAghwz5YLyVWCB1W182p+ClZnJj9KoZPOjN+p9J0FEuiaBjO6oiMASgiOZllLVmGx13eKIRbeMRqOoioFJ2DsABZK4rtAy2aYcUgBmPyDxU2tKDEZP2WdKJdehIV0NEg+edZXmnhZplNfUHu2Fl/PGZYXZGsujeZiSvo1ZLZ1Bcb0ZKAprVONkZVXjgUYoOPeuq+q2jFKWQ1wQqq74rEPsPfojEnVhWWUBkd6bQYSWw/4Y48JkUFNWA+MCHPBA/8wrVI/Hah6YFbWEYa0Ba2gg26/abiqKiQeF5Z33GmMkkcBQvr/3A4GWliIGMMdFdXYkIw7bp7ZhY0ed7/t9GtGGtV8UEE535Vlu/OW/bOGWQeCSw8jNBYGrkE2ICiX66r2uLNihdlmAjxWPIB42HxhbkIMnGvonoapx2oC0p/llaJggoFGMJThnwDHZJx/DEILdooTA+kEJ3PoiU//CMafRmXBC2IwgxrcIAc76EEP8q8cIqRBqD6IwZDsIx8SgAA93pMGCAiiAAygQdvKYQIUrFBVaXiZPx6nH34AS1gFGIAHOtBCclyhAA9AH9v4YQMQtAMBFlBJZYZ0IcL0gwKzQdFiPieSDqRDdjwLwiAMgKq6gUAAViiBWv4BhxihwgZysY0C/4pYump0QAQDwAMi7tE3ru3DA2eEwAUGUA6GvQMkdTFYVRCgBPRhyyP70AAAEKGae4DgAyjwIdgG85MPtIMCzxCMSh4jl+cNIAAgaOE9JKCIt7UDFPKITBCIEQBEoIsCYqmeA8gBl4/45CNusV1aqPg0MenISwYE4IXcdxfRmNIxSUNQmAijtcQ9kzQX2kviynEXyZxpMcG0jimt+RgH8e8zz7PCJSgQMQ3d42UWWEl57HEBS5JDCmLBhAHyMByChSwjxwgBebJ2nshdKHFDsgELT3C551HRBCKoCjpOcoS5XMeKRwjCDxbAomixywEXsEAjsFOOVCLMASIwQRCsd/+ix+hFoNUBm9bQh1HznG9MtgmCBS5whXukgRzoyOQmnVWUbU2vLgQySyvS8qILkAMCGjDOELy3vaMNwTb2vIdqVPo4jPrEPOlBU9IkwxkUYuEDsYmHbCAAAANswGtlRQ9SFlO1AJLpM525mkbl4qY5OdBOgIXTAAakDwkyoYImXCxjG+vYx0I2spnC1hE8Bap7SXZSewlmmJDQmCCclax28aa1AAMcgZmviWzTGuaG4AMtBoABoKUrZJqlE72WiW0oO19hoHZQdFoLdFejZm9Xy7bcbY1tz3MYX5tG182Ez0uGCaYXQxuZbOmVgB7xbTS3aUWGRMFbTaQmyiJJT7r/IA5sZ0Ua1BKTOKx163+UGa6OmHYe9Mw1TJy5ZlnJ1l81ic2gPdFamsp6Tt3eNqfK5cs3xcu1nShGaSG7rnrp+dzQ+iS8s1Ut0qRLmPMNAWnGcRB+pwuSLzHzL6oFsJoGp7a/hDejkLMLiKMG4bkq7n/05O806ZI7z4zTk8JF5pDOV1MmWQY7Iftw14ryj300MMoLNKwEAfUPK2c2y1reMpe77OVEcaonli3hlxWFGPfxVbRnTmhycwySvyVkIZH88HF6UlKlxIMCawBtmOl5PtKGr7Zdg1qKvnnd75KYvgCWJntvG7bRHDnIPPkcgniCNO8eZk29i1pnMToaMGV6/7+8LbHUsPOXTXeSuKRFCmCy5V0vdfZaptymwxYz4vei2pOcaXWOT22hrUWyzvflrILd+5hxkkmhI0axIqUZmdDYNWulpGqzQwZMZoaZM749So3S2yT8rtm838U02aDr4mpKzbvXFm8AH5RQHwebze218YkHrVr/XXvTyPSxXWC6F+1mxrjWieSoKfNnyFh6m7OOZLvP+pF/KECwgY1yYSOoWCyXOeMa3zjHOw6pMItwHST0eKFo2zSl6ZuZ7rMvMiOEWoIZZm2ZLgoKriC979w4zVdrdaJD28lXNzPhgG61eDeN0OY2G8cJZ8zSMJruAZa7arwFbsw9QkXDPAemvf9jN5nYnPBr7/fE40w1krtZZIQ6yLZDRvP+rFhFZpcXxfxujLGRPnCFq9jGB5bxeYAbQB+LBmTm1UwB+6rw54o2vlZjMmnrHSYkA1tNx6TswC3kramJ7Tl1ZvmOc/v4/Dp8SJzJXbnretZv6pXnVdT2NG/s30ATHfEBFD0yB3dpAQp8SUivS5iJAvEox0ni9qCybapM8uMjP/nKlyzIQSXC5auEyU4j8HDhy+riMvhviMADFwh+NsYoYARTMYD+snIt7/ZZx7zeNKS53Xmx51dqddURmiLcerXBP3xM66ROr5mm/zNX0hEakrUfVqQbXoQd1s0XesVfmtQU5fFa2bX/Wc+Jm+aRU0KhTOXdF5sFHWTYl3n9n365GpOhh/t014k5FwcmWzalnP0RoCKZ2G09HqiZ1ZAgIH9dVNe1XrdZGNagH4DJ3DZ94PnRn3+1H+MVl5K4WmmoG9eo2PCw3KeZGwZazTKJjXOZkvuomPf91/mlSF2NmoUNXASKWwEmWeopoZIc2+KlF/5FBsRJ3GAxEJ5Y3D8k1pVBXx7q4R7yYaSA3KeM3PIlztfUm5vFXWCkHNK43D/N1bWVB9ewB04gmA8W2de03/U5Woq8FxmSldA0GLZMXbmdmCOq4X9B13GV2Hzl2l5pGm3V1ecoGcJZjSjOHOAVYoeJIbsVFwI6/6Fc1dQ5uRqJfWEz2Zgo6h4HMiE4MWG2IdMp2tXr4R8lYl/YLJ2jmYnQPODesRwIzhjkURtnZQ2J8d40ggmJkWCLedLWncd7MVN+mdThKVSIzaL8jeKC9V0hps0oLpuNZaDlKVQnouPOZYZ/pRNpONsFUqM1Itg++pdcJRPUOYsCAF8cPlAdWhnG9WFGauRGLl/zrQMVYJbyOSAAod43/aO/sd43uVycKRo4/YMF9EEzLAAsyMhK/Ze9neIwKiHu4WAvouD82RXZjdfoGWEWwuC7CViY5Vro0F+3neI0HpntzVwGlhrXLBxRGuW2gWPdecklEmA1dlh7CaPVFBdmGP+lvV2eNBXYr51eRq1lP1YGMIZN+n2GqaETNV1lv5EVmsFffxka1jkadr2e1JXTTWpgf8naU54JCn7JcWza412agnUNhblZ2fxgul2bNUVNdxkazzUmpxnQgelbkNUbEVZerN1abgnQwfWZqCHiX2odP5YHJsCD8AHfAHDBPxxW8dmGOnDkbwJncJZZ85VDICpfplWN0GSa4mAeWdZbEPkRF3gJXmBHeMBOOxzJ5fBVXT7bYTBh+GRXs7RfDZrSt8FgdoFio0lYc5aislnNPyzmYtogVQ6iGF4URpmX7zjna5JaNj0aNzFaGy4ctynUMo3lDBIkVb6jiJFlP7IiCRL/F16q42OeWKDpYxc2UWfuXizulwWGDXSVIsuRZusJ3l6sTY3pWKqZHgoy5Vy94zZ9DYg2kYqOI5lAh6mlIDlRlQ82HvXBGhjuFY/Nl0DaGou13kgeaZKpzd6lmW1Z4f7RnymumZ+1WGmgDSkNghxO3ALBg2H5yT98KUYK55iSaZlyEGV5ChV4CvRFW+l5pvthIrqZ3mn9k741C1b4AwK0Az0AQAzozzYe2tB15/UZ5Tg2ZE1dHm8FmcEdl5VakfTBn/1ZiJNZGEJ93nKaZ15Q06DsoPzFZXCtYf3NmBbaZSP2T3emnCyWxtrEZlnxYpGpSfqlpnLa14+x4tbcFTsi/5t3loeZ2sb8QRqJiVej9Z2d8mr8meT5MRlNfeEACWiRJqCIiSOcapR+/Rvq1dmhflNrGuEpTthRMidNgZPjcVPXyGMyCdk6iqaz5do/rIAWTNxE3kluTsEUXJyv4mu+6iuleGQ5+ObyBRCg7hUiJh2IVQZVduO2rVgSlqRoAdo8IqZ9ak2jrd64XmBaKp4mLt3YOU0xTup9/RxlseBYItcyGZoX4pe4HRky5mWBReY++kU0tWFl/qPQAFy4yVujYiIYjp4i5dQ40mN8XdPBqVcVBWPNJqd3fV599lhlNlO0NR6DWluUnpN0VSyDJVxN4eIGtuj6/Zp5EmXh0Zu0lv8gQEIprhIiwaYmfREXjtXnuVJijxIZ3pUid6bI7THlTuIf5gmp3mXeaqqJk0lkA9kmnBAfHiLuviru4jKuoBDnp7ApX5odDbIlM4Vd2AIqq4lTjz3e2IitquYbcIXhBsrl9CFlfK2hjDbnC8oarFZhgIkJX7pfkZZolOrnxD7Y//lFWpKTFoZj1+HufOojr12ajI7oecws/j2sN7rZ0z7YsA3XdOqItd5fTqajtwnjmYRmZ70Y1fkW987o453faFAnfnEKZqCdjv3PwV3szCVN2iktG54hfZ1c0pjT5VWhCSLs0Gaiq2rvBZpT1NwpDDaeG6pjrzEbLYYmjlmb/93/l1laIoQBraDJGmDAYbwykJ1U3J70iWI17geDsJmi6aeoQ0gm33npaCMyGHNWobvB22JG8GTk426ZlS523bdqBrMKl2jQ3Y3NmisO0F7Wn6MK8P+06N1e4AIenlsSnrL+l+75bkNa7HwFk/6Wa6KJIZUuJw/6W+WFzP7irBYfWNy576xp7zuinKhtDWn61pLsmoCJm4FJZqyZ6HZSVlS23aU5RjySmrhqroXcbudhjSNyr+5q4vT6IC1iphQDrdCQLQt/a5FqJuHV6uCxmP7RH1tCJvK2YpOJZuINmecGWod1UmMY2e8RrgNF2eHe4b+G8CvD8kaGkGXRAPTFnLEG/9vS/RoJ8lbadFjppVul6pihonHpDWnBmaOMLVO3cGeSYlW1FehkntfPWlgouuoYEjAZ/+PgJFtiyuK6xTHYgRvtemdJoia43R8MtuH04VYEb5ZDpiFZjWWXXJF8WeYVBq02FVjIBJuRheCMzRsiUmKwvpjrmhcoliXIkGWM4qzeuhnBhQbbmlznnqcEC1quTe7/LNM4fduaHVOaiWA7s16hHZpcrdnYvRp5RRemwei1oirXIGDRZaZZ/mUBJqDJ0OYCBd/EVdxu6okHx3JQC7XyEScVkFnygSf2taUzjho4OmDPNfDdaVqBec0/z+zbllamPXI9h3P8yqoYUvT7IP9OCvJxgRGioXZjhSVX44FajOrIWq7wyqZw4AUcK/7awpLlRzPcvoG1I5Yqf8GeMyKepuol8Ka1czooNll0ea6ogRkUNpHgpC4J+cJjIfYl1rWhLqIbs5UrCse0bNLaYMhnwGGiV95dh0o1IeLwt3Ws02AG4WWUY5rg5o6TiBrXpzUh19WbNzVn+CC0YzaRwsIaPqatubJZVuFABqsy8HnpvQ71c0M3x41wcZow8vVitsasYjOsRtenH5OrFT4Xbo9gO571zxWav3EeYp5NLAZdEDs21gSyWZenhcXlsBpX67pfFvuPoDprJ2oXOQP0hz6TyFLeOtbx+h5lMysqjv3/m3A5Bupl8nk68JSynF4N6flxY+Q1rQsXtBFDHnr9Iz3rKHqOK48V5tupp0Qb2pFhMTjeF9+SW19KtvsWcLSxsFm5p4GXOAwSWP+E+IM/8Qrjauwu5+62NK6JFzRZZTe+84TFs8h6EoOSDZr52O9pKUVusPElbnRzeZdnmUeqKfTlVdJR9YvjFnKWWLj5HWwD3KJdhrXi9igumVY75M7tNZOMZACTJOf67G4HYZjwWieZJNxVsef97X/i+WpdH4UO7KeKM4PLLj7mGANCuSlbLPxZX7ypbCHy7wCeFaDX8VMmWF3zaIN2OJHZHzBPKchGzfKqoJBP46ztT6radoNv/2352nh3EyP9MSM1s7jdKa0jBrMJVjMDNvgep+KHti4dH3nKmuNwk15prm2EOpeRid5v+w+Co/CKA2l5DK5OA9/w1WGYenm5m7tjPS5EHSfgeqigCrozpl4TxmOlVXOJA9x8dfOQaXTm8W4hTmnoAXrnztrObqCQH/ROVqBjzvelUl20hWrXTCtgro17Iqp74bijne/Ff2w1HtqQNmNcOxxz2S1CC5jBpjSbMa0Zlu3tPR3C+RoqCi32sW9aT3lyaVc0ISo+cl4Pr/bsXViN/WIuh1MNyrSx4qrUHljSfzGMZi0BqnphqzB29VWuUnWhozAkp+tI92/Hzl9kiyqy7f8jfZZtQv0DbSo3luemT9vrlp9727v9BYUQCVf38WVXytIb7u3dZCt21NUj/9ZjZNM0ZORkEIN45K1qvnkbomdLAa9j3LE2IBvY24Ut7R14wMEsdtfX0EMwCxcaIf5gRBOhdPmuQ29v0f7ajQZtGDOq0y4bo92Yfgbmkkf7p59Zd10u5GX33n6swmEVqPd4q7uooAlz0wijJyopsW6rdDkavcE2Vr9P1Z3zkleo79I3ItsY3dF1X5YvznKhm20tNj0+swHaPls8rs1j8ROoNmUNfTpM6CEQuId7l+omubP929v//VMKmlqWmJKcNhU6QBxBwo9gOX4Gj/BLOJAfkiH/DSEOXAhRIL+HBxVKLEhQ4ESCFweGjJiQo0WCA0E+REKS5MWEFUl+JIhxZkKVNjvONFju4sWZCk2ubKgSKESgK0NWHFJxpMOGHl/eBAnU4BCGHDUaFGmSJUOfQ40aPFmU4ZGHCztKXHnWKlajMpmq9MlUo0ysL4UWxVjX4sCqY2eKrFqWaEi5J3OapNjWqs2nVO32pQnWMdK3iB/rnHlRLELJeUEHJin0L9OMG4/+3Ks0KWGGZYW6zPyQJ0Sxed0mBcpZ4VmUQAUephz4p9jEk38m9Iw6sWuKb7Uexfvz9XOOPevmPfv8qtjV0q2LtGz134MB9uzBS79efXt7A7j8/5ui79+/HPXP1de/n39///8BDFDAAQks0MADEUxQwQUZbNDBByGMUEL/djqonHXKKWfCDQt0Sru3zNoMLKdI8mwp6yqL6SSiVKTtJuB2E81DGJcb7Sm/FLPtMe9q0+2tGUXDqMKtStpNKLOu6q1IjFoq6UiUrvLxt4JYBHE7y7wSsigTH3sRycvcIg617aIrK7PoMlqIxSSdGss7I2EKCjKHoiqOKBhpCu4joUKj6ciIZEJKxeasK2knkEpUrDMxr5oIUSX7CpEr2GraLCsWeYtRsjSF</text:p>
      <text:p text:style-name="Standard">s0zM5Cpda8rKXgSsTcMqnQylqKIMStLGRA3UJ7FoO61ItWLyaNZaWXLTKP+NGtvTKElt9c4mM13FU7Ej/sFEPfSgjVbaff7Rh75q8eNQ22257dbbb8ENV1xxK8ywnHM0HJdDvSxTjijjUsWtumPDQoxO1CLlC9C2SIuMNeKc+ou6p7abCrmYnkw0RI9+2i4tQMeC7cuRArspSYNzGu3KmGj97Ta9HHsTR2FTFBayHrFDC7MsXwILMHq/mqij7ZjsabBQuZPtV9PUgnhY6KgE+U4y2d0rWY0PEq7LQJl2cU4lESrMtF/dWsohKI+a61ORmOKZY5mqSos1pTAzOk8dlSvpax8REg8y2V5DOEyV5Qy0oqiFbSvEkRuG0rG7LjNTT79ckqq7EVsy7G7/gv5RwL3H2UNvAGrny/af/NTNXPPNOe/c888lLBdDDEFvEEdio7QRR2AlorktqEsyuLdGW6vTSbvQhInElzGiuTomFQXrr99iAzTtIT6ekq2ax/pK4GD1GhK4LHenlMfbjfzs61e5y4x2EfOsS8/Fqtt49sy0xK0wEfnuV+fsCE5O75qWDxFe73wivN7e3eypqMQnpRqaTOVJW6JO4Vq1pDQtsGuNekyStBKsE53ogdcJkmYAEzy7YdA3vBNORTxVpzY5rHmnycqKpmOrwaUwJgR0C1TAFr7UjM8lsQEhqCImprjcKl6paZy0gIieZ1FLH1OwHOZKl0QlLpGJTXSi/4CEZC50PbFAjGKVxv62tzCNzCNXeV3bakhDS90ogMZ6Sw1j5LH45YR6fwNR2Z7DPcxIalE/ahkZwUPGD2WEKFU6YY5mdR2uoa9P7SrUWibTo5pQKpCSyhjX2kSWJgXFS0kr1Jt0JMGl2Wsu+qOaF4mnMkkBy47JiRvW0qYZY+nGRjKbYwaB57fXzTJLuclVrZa0leJlD290YoiJ+FJHRFLtRINbpF2sVjdbyXIsIoSbrPioGo34LTOuJFFr2Je1Zv6ybq0zmkaOZyvenPBqrRzCPwYBOchBa3LVuhbmkEhFec6TnvW0Z4K0hKFyUOGe/rEI3V5HyC46aoDPAWZqiv8jQN2lyk9rm2DPJEMoU3GlVLgyIQXn5zbgRdRMpIQI9M63mNhxU2uhUdM2tXQnssBpOKtU0i430kmyEa+gRJqfYrBkMHjRJaGZ5J+NmrkyFaHpURmLqPdymJqE7alrOEXoZDjzvi61jnrxExkuCxWnIRXMbL073dtupNK40Y+pzUvSS6eXvyDt8GNBbaCK/vQ7FZYKaL28EjTdKNJiRWY5qoKManCCtUxhNZo5siRJynOeIApxPfYg4jst10/JTpaylfVcuS6kjnVY9h+6uVNOsAovmr3wo0F9DJJGY0yZWaY2MRJY9zLCn9PuDqi3Aar/jFfaFGJtmwjcqL0qNbH/SHpndeBRKf6k+TZEXqyElAQMv3iGHJ3d8WepXBH6uHJYiLUMpHnVo29sNFjcWLe58INLdqODMOw0jIyttCRHI7YwsZJWrTMrkmdwJLscle80OlPaWfGSKDxC8DQ2KVPFDDW78CYSMroqraCeG0thHS6FTIMhvATDPKMkEy2gpKOmanUz0xI3USJLm8gO8kN1NhY9VWhn5S5XH3VwlsY1tvGNFYTZ0XFWbtb97HozLLDlvlRuzQwkZXyi1rPiN61GRrCjCuhaV/UrtR3MLq/2uJXE2ddoAbWtiFpY2tmaRCv2PenATjw95mAGXrtB2EKxRBm38Qo1EGbTR44npYlV/yjMLUQkcvk0sZTG9LTfvCFeiZO24wTMsFG23bxiORWjrmnDdgEnLj2znLocGDxp9qLLgkcohi1MwlRDjPPYG9H5hdmq7CX1XxkTzWmmRtJ6YdoCa5m9CGNzkkZNHSwjBWwu/2Mfi4VWe85zg2rdB1sxxvGzoR3tGmP2XOmq7E9BeTsugligQV0V83yEOjzi7WFwQRVwEFXfVrlQgVGi4LAyLMAvJ+qsJWwgzmDV3jzqrCjr63DLIjnInsE0v7VDYxY76JgufnaDmW4uWWo9xmDxDd7S1asGlykbR5L5dpqOzO6OSVxBBpW4uGVS+SiVRi1N5HDXDfam1PyaPmKlVP9s3O/y/qnLDdaJyyHM96xN2FBJxxmbkfnZx9TkSsaI6t5lG89Sm6oZfiGY0XJxl5+K6cv8MctxkXMPECkHWWdLm+xlN7sT03KhDPHTshgMNgh7FTRu1iu1JazqSvWGmy3ae+qdzO2OKlUaRKbtq74L32gFNczbzDwtwYKKcxYYu+vySY9fEtxXYP5TVVsQbTlSkZi5+TuL4emg6tOtjF7+MeiR2F4s3AiKWev2D78Oksw5zPASU2bCmHvrJfT4m/y3UFl//jBXf69p7icZrkZvWRnctFPxqOgqTV2avQooxMUJO9NqXC/5dvjlb3dDnh6TzP4d2HXHVuu+DuqpyJr/0q/58cPFQq6d1rLcjM+ef/3vX106pgHbK+tORK7fqIn8gGfmtIvwUqM2gKp3aGV6gOqOkM6WjGxU7oyiEMejWmuNLA3MeCi7hiXJnmPrPATgziuAYi6TfgnVwmNnsglLUAszRsvh+m1ESIbq5KavQKMlVKblMPDBENAz8qpj4G6b3GiUwIS6MI8tTumCnIZ9cqUEKY+sQq6hXM6UqqbSOs6E3syzcM8IJ2N8WjDBeCI0XqfxkKPA2ER1+kskukvM+shtmiRXnobjKgZXjkSt/Aqh2iI6OE3RjoqLigcJEmvFgoiImE3s+G8RGbERHwSzqOBCOAvdxqxN1GvDdsh6/wbGgabErSKpgoYr6IxjuQpnk/yEtNrK7b6IOlSnSnqE5UTo1JqCUMqs0eKo6KgOBAvt9cDMTHynkjgPX3IKfDwlL2qk8+ZNTpCnUgSQCs8nbqYLg2YEwlRqpVgNTQYvfXREUGgPjmzuTR6mJQTGxPgo3viKoRKP5gJvGyHFmz4xrwCIYVJCFmdLjETjmdCMf1SFjn6RrFLrN3SH/fZm9Pgl+HDjGO8Mwj4MKsxPvvTRjwyvSprlWYCI/sLu/hwxIzVyIwNEUNTu/ybRpgDSaPDLx+KkLugMtXaHz84NtNDHHkcpZnzmXTRjfCzxRr4m+7RjvC5DZtaLvO5o6+aCJv+difOCIy9McAN9ZMrGaBjlJlby670MiG9wKdtIqVEOA6KSRuAmTPye6sCAb802Jc9eiia1TwuXL9HOZkRKsasoBo7wxvMQrDN8C7lC6oZGS4siMKVwxA+NMu/ibppwa6yuh3VicWmGjDgoCBs3KYG0EVnqru7gD0iujvj4K1YMzdRyyL30yiPQyRAP0Z3qQxE5sjRNkxHT7kIikccmpVeSpDI0pa1I8Yzq7TJwa/we0KWscCMEhybe5LUkjKsGMY/QJ73yBXtS8WGoT8i88qM6KsKUiq7IrZzui4Tu67Qwr8jaEM/GaDNSibvMRJHwxfic5NVYgoBeDcRY8tayz1b/iPN3mAw3tcs5rGz87Oef5GQihsdX9MeVPmXkAkdTkuL6Bo+5BChH/vBHvMdgokyZrCkE3ZPkUrDB1BK0xNBh5iy+ZPFmuuJOZEliFMhYWFBPpmPI6KVryEMBgmjF6o/Z4Ok0YTRGz84jM2QdaICzsGqQDuVnqC9jslOFTqd40iuE7JDB6oxxCupmGE4pdyjosk1AbVLhbtKSIIrw/AecfNAaYeuRuqzukqw2eWtfwtSYdA94rmeZtArrIuIMOxFIxerM2BEwnSpWpuZnHK0PUU86wEsx6pPyDCa0WhAv5quCMC/ybC07sOwoAYfPLMYEN6KLQqpcgk1gFPA+owpw/9xr1TwEU5aJk2jNZaYj3YKuGheqFEUp+DKI5UjrJBkmghLJLP0IyRZJD9FkItdpsS7yH5ggsmS0V32VxkRnn6yNsu6xLFlxuyBFTqRnriwtCk2pVHYFmdBKGNfqEx+wwyQv995SvICmE1/l01TIZXDpS3zjrsgG1LSUHdPsC4VQfPQRZPi0O2XoT9fMWeNLMEOl10zvtuaovjQvoPSGQLnn/YjRNBhvjoBOkpxrHX2sZjylVhiNbBwswcBHv0BV5u6C0o5VQS2R4b4nYh7qU9cS0sYHhmYt4GDzBMvNQ6lGVTMTl5aHeGTHdui1bOYHGHFRCJeFEHFgRb3uPR6rPv9c9FeJtmgly/8AkLIk6iDlR6nUFbAYg6fMECDfz0ZQrExPjjcaFrjQFAo1s4yuU832jm1GL1ynkFISyJGebzCQhg5rKVOUkWsRZUCrw5C+NdToyjlvSWjOxGVir6xYiZC2L/Qo9vHebMxSSe/4bAERrLRc9eW0UTg8jr1q6cyMc+B0gmUDzBgtaGLFJxu9SQexcFqDw1GtyaHAc2fVkfK2xwUX5dPihLsKamF8URhdKe5YBVAWBVsxqAiTpWGShyIYQsUix9iC9h+CgVeNdnmZd4mobTXb7qi+zGm4hoTQyJfIL672tL+6Te7oEExqCmKlCzZuL0hOpDbs8txYxhL//6Rs7DWg8jBcQWus0NV5CGjmkC7lAOqB9vaV5CTc/Eo/rYxgMkxgQQXzRM7ParIqbwrPaCphWwvoxmdRXqsELzXy/uY3BYjf8lNL2jVCm6qDYnaRFqxuuhHXRFbLVKpWxBdiBfVTjJP2Jim3/BRZCmYnQfAdJ47Wwk3n6oZHHiXDDKM33W6VjuwfM/dg8FNiG4cij+1n68+Imi2emreKrXhzPBJDQNKyMKwU1xChgMSMtJJPUw45rmcgOQhVri6BcUjBNMXWxhGW2iWuSlQVP4oN49j4RE9cASejmKJC1IZCnS5GvCZhi5EAq8lpk1ivTqhKXmaYsBcPtfY4w4l2/0xwGSmFVAqLSzJvA3sPX0bX37i2DFVSR0YRkB5Z7kaulr7sNzsISxvsVMIMKT+jDpuqTkMRtb4URlYRJ0qJcSGmBHmzxFRqgrWNaAARiKUuGN/tX5YxXlsrMQpyVhNKxAIu/lS0sZwY7OTjWqSYiq84nMW5W4QECVRzWB3k6sSF4VwXka0rEzkPVh40XpkWRP5Bg/Eu/vT5REgqTMUD7uq51eBKmWSDgoQZhJZPXoZSzegtutwzmTQDVUKprGrZIioYvI7sam6FXFkKcHhULfuzVdyLldkTTt0HpLHHDoeqKQFupWdDXvQEw0wQKQs1kJ3KLEmjLXUN16psMwYQaf+gc2lqEZVS2powZZgcGrhcNrp80Utj6I6arhoB71Fk9Yx+xeS6bWSqFJQ9xfm0hnvHBDD+gYQt4jOf+GfVo0UxcpzZuq03hNrWAf8gxJwbYlyowks+bZCOLFmmjhzXyJA0ieOgMYmnY0j04/g6DT8FlFOTqzHMB0//+UgNaEEZTDyoumlPStDEqO7UsXf/6lEbV/FuR3bmDo9eJLJ98oC5cFnoCks/S++4aW+wyGwAWvbWlKL5RK0m6FbyRzhpUnpmJDFyck55k/w8lFhY71haGmzrxllrG41lOxijr4AGmnZpDuD6zlc2jLea9IootwY94qCSdXF20OiYrBrXr5H/i/sBPeU2DjtCV+IfVkALWMzYHKtapHho3Xq/+XtBgnWLI4QmxEVBoZnzBCNlPDtjgyZVfbgWMbB9wMTKWgVfUS5s+1Ifx2+0lhjm0NjpPs+MuoJednQp/+hINZib9pPAhOUYtXCpGGgFm9U7dW2U/iXXyqSnz7VPHJt7vWjBJjaZxPfDmmuS0cQ4N2opW4QKga811gtGetw5ZBdoBjJt8ZT8Tgo4B1aRAQXCsvBUWDiDKqr5AtKjC0y34uzUnlMOS+mPs4qMcRJVHda5IhhuM/h/MMg4/qFcEUtFn2XF1MPFlM3+nA2c+7vQDb0/nnezAlwhSqAEyGV7DSnDqGsH/9H2uBOKPGOxlei3oFPs+pYDvxqpzEfGdXBngWexbp9GYSRXKqdZpPerSQYQej6ktTS80HZ8SkW5jm5aZpkPNNYHxl8TnE4uGPtER7hTD3+tOUdw2G1NLxFXqxGUftztyOFuFXumZAGrgHaHTbtnrGwSVP4Ck6i0zHcGM5+zQ6nLU8P23givp6fwXJPMxPTrPo8pfmVXj+fGcPRtE43djzPolM1G5FDiefjBBErgyyRC/uw7Pc4jVzFHrg894iUeaTeEHx7AHhTgIb5FRB4CtzzeJLDaf76i46XVsEievU4elcHHsEA+XpdQJkTQ5A+0Yje45EW+5FF+5UUQq1ce5/9bvqZpPl5n3uhIfudT7UBNLuV9PuhdXuY/3uhU4+mlHuqTHumXfuSp3umFPuehvuVlvue9HuaPfutVnuWL3uZn/uaNPuwj4+abnu2Xvu27PuSF/uXB/uxjXue3Xun1vu7Rnu9XIgoc5wGWJESaGK3r+771IRGVV+Idn79pdB2gF0Jo4x/soR/yoR9QAAv6ofP7QR48H/Q/3/NHv/Q7X/RFf/RBP/VJv/Vdv/M5n/RZv/Vn//VP3/Rvv/ZNn/V1H/dtX/Vtf/aFv/RX//WL//eRX/Z9P/ldv/hT//iV3/iBv/apH/h9X/erP/Stn/abX/tvf/nBP/p///mnn/nNH/v/vT/7tx/91V/6rz/9g1/8v1/+5x/8ed/7t9/8y1//u5/8+R8g+gkcKK9fwYECCypEyNBgwoYOIRKMSNHhQYkIL1bMyPCgRo0YNzZcuCbfGngl+PEbgmRlS37/FNibSbOmPXg37Q3Y92+Kvn//zgFVB7So0aNIkypdyrSp06dQo0qdSrWq1atYs2rdyrVr0iNIwJYbS4NKV5X8yv2zRKBkyXxws2B5my+LvHxz5+KlqzfvW7l/scAdTLhwXLp19RpOjHiwYsZwBUMuDDiu4r6I1zxePNlwZctvMe8dTfgz59OOAzcmjRrwY72mTQ+u7Lqk6NKw/Y7e3Jl13buyQRPW/6x6tm7hi3l7vmyb+HDlqQlD3+18efHerIMvDv65NnXrpB/Lri57c2XR2k9/nl7YPHPU8LEzPh65cfXbvufXl5x+u+L1f91lXGP94bbabAXNRcAGJvDzElgqlQOTAjhVmBNONtnDRU8//dOhUF6FKOKIJJZo4okopqiiVRK2uE45VKzjFUz/hBVEig6udAQ/O4bVkoRhOdgjS2mlNcQRRAIJ4ZFDCOlkjw42meOO5Uj5o5BW6kjkjjw26aNKXjoIlJgt/QMlkFiulCZLXLapEpct+XhkjhIW2SKPLUH4JZw65vgknXYGOqdKeRLK5I9MAorEnCw1iSSYPOYo546Ndv8Z6aVfzhknnGJ5meiVi3L6UpNVcpqol6ESuWmQioLlaqqX7igqpEJeKeGZkYLqKlpctroooX22dGiRfFap5pdfAvnpknAm+uabYSr7KKG9hrXsqFE+GuSZoaL1LKwvKekjhKUKiauuhQKqKZ/J1lokssy2OmiuxCqKFqv0VhuvrM8a6y6aaCJhrKfTckkknlqCeu275GrKsJzPBsGrn73GlCFNFuK0k4cfAgXiiiCHLPLIJJdsssh3jvUiDSdrFeRL+OpLLbD3ettrnS8V6aejOvdab80ShultzjlD6fPNU07sJ8yXAgth0k0/OPPQ+aJVJ8LC0kurt1Rbm2u1XEv//WacTXOttKRlGzo1mrGazWq69EqZtpM5T20z1/w+e7efVzf9NL5my+2m3hGixTPXdbKZdd9Qz1w03jWPrbbNWVMsOeG7Mq000TSnHWTikT/ts951+212ndNqPvjZoyMN99Nqxm74xGBJOa3T6bJN+OW99k5514XrLPzEpfse+NlO/vzrkmVSeGFOF9vDkz4dB9Xy9dhnr/323Hf16lgwyth9VLbrDO+9pgr/avLbPk7qzoAaPq63t9ZKaftq9rh+zF6Siye/eqqdwSz1K2HdannU2lbSrhSh8iEMT44alwTzRjb9jW1XkhJdAgN1JzZFymgMFF7domU/ohVrge9i/5jslMQrUAWKbPBC1gPfpbjDKe5VENITCTcFppeVUHK9gxkG55c0gKWwfldDnQSPdSnd6bB2kCqUspyEukhVKU9BkhIJtRZAGVoqaC68U+TaF0ESGtFW8YuU4jaYw/khy3ZC7BYTBacqJGUKWGdc3/+epS01XW2JXyObEVkYQyjVzIbPsliGMpaTjU0hB0Cp3vgmSclKWvKSIxpXOVZmFkwqJUdapBXBXCI7I4Eyin18lLEety0pXZFrQ+gbvg6XNbLR6n4plJ3cKnc7tOVubnEK5a9iNy1/BXNKyxvh7KL0JE8xM3ZyLKPO5LZMmIXJdq6ElCrfN61QQjFNsTscMf9J6bUEUrOXj7qd3BwIwd1tUJQtHKc3STkzb+7ygb1y5rHQ6S2eCS2LflomlPC1SkxZ7VvlY9U1SxemCh60UNjUZkPRR8xszulq7Jwmr9Y5O0qhraNZqqZHeVe5+PkPopALmtI4+kxrOVR+PttiOkMZRTUGToDmexhMHjAARkZPehzymFA9SdSiGvWolMRh+NSCVKDgSmdVtFyglBZVaAX0cy21m6sOhlOXDNRN/NpSAY+GRfv1L44A7FySvNpE4umpc3+yKeUsCDfQPc58swpo7Fr0PgUG762V0x3VkEk7aFIJbR4soEH9VbiDuZRmL3saGO0oOZcOULLUKl/A9Ff/NIDm9ErCZKsVg2cngmnOplKDYp2qqM8i9W+GKiXtPh23vrQiqqZs01z9evmlU2JLXMwsVBbDFTyc2XR9OJNVYkfKtoLFtZQhHdfB/udYzHKJsfRioVdRSk/i9qyH7dRdzq6Wz38MAkM1YaTGptchSFqvqfCNr3zn65WUbbIs8ZXjg4iLVbj1NZ5r3G/T4Ki/16IQWG8bIAw9qFdmGjOfU5tlcFUZtmYR9nG7eh94N3tHQz1VaE91rd+wmsPBqs2ubVPfBAsHwon+kY8J/lbZhmjBg/ILpYYUMDXdRbi36ZVT6MNWjIPYs7JyjokUZfER40Y6KHE1ecGLKGG3i6kB/8qugI7aZd4Qdth8rgrCrDos66LcuSQa1nFb25nmhPZBGB6yXasdLd6OrEET4vGZWqbflK9LvCgVr1AZFvExJzQTC/0UqNQb6sfoy+hGO/rRZvIR+KjA1KZS9JrLhCY9wfTN4qFQrGkGlpUohcHkbUmuSr6TzwCa3MkdLKr77TSf86ejyoEYcOIMsr7ynEOWIlifcpti/QYlYFxOl7FWEubt/EosTLNvSmutpQMZTE+hkVdy2Rw2wtg06i+SMtmWEqEaj5muYVo1aBa0I5CPJc4IphDCWLPwH99qtIAaLUzW7fOny3mwsxJujezaIJFOrULY5dmPmm2smPmlxCXx8f9958y0LntLKmlSllFOuyUWtdVNNKP4cIfFaEuPlr+wxAS9z8vYAOxxAw+5V5KQjrnMZ15JTb5oHSyD77Z/dqc9IbDnNnZtnpzZJuH6j+ORA5NKhTthEXK0tzT7W9G1lrUhFfbJbmbjzt2IJQkPD1+j4u+uGB5P0PXToZSlmBSjO3Wwe9mUatcbz3pJS1kJi2mv7pfaFhXY2TENdgBVHbF8DNVxw9ij7Ut7kus2zCcHt3EX762XY+o7BHpwlWnXoIMJW28ET12bg5bxnNSZPIc/a0s3fOevg8f4Zwb0rGzG4Vh/WL8eji50gOpjWWeIYNJ2nFXAnR2a3HT3NqJFkSj//ylPfKJomjv/+dA3mVLXQen4Ng7KVj0wjEUa9TurtfuTyqWM88Y4fwUQUsYaaepkNnoefhahH1SjLEP92l0eiYca9qCGNT/wzvazhMRHT6QmYHM1NQYjXAamd+6mKuSUUy+WNF32UN6ULrDTarE1RF+zaXYmYuCFNTWVYxf0NhF0Y3z2S8a2gQxzbCn0WANlNqfDbsMjOxdXepIygjljgyXneVgFP5lCgK7GZQZFa+kXdPdXNrv3gk5CTceUXCumeUXjbg43PwtXXUZ3S2skY1U3WK7yD5iAIer1PBuTaP/ABEMVfWZ4hmhYX3ZCFp1kaRznNb9SUHxCJfpEWUnk/2645m0ElGnCclhVp1iFw1iwFjX2gnip033BlmVQQ27</text:p>
      <text:p text:style-name="Standard">0M4I/pC8+xidbAzhCloDfpG6lEz/4ZkvhNlXAZktWBzaxFVBVdG1JyGmW8lbm9DvsM3WIRGYiqDcq9XvBFk+0hoCgB0+GxFV1o3ikNHXrNk5mJ4nQRl1L1DeSqFqmxHTVBjYXZG+gaG6IGDMEiEGZ0yUO9V+ihjNsdiX5pIxmR0KjJ1W6JD/MpIrYIneux4sAxjc/NlZ46FpWt1NV0FOHRhPL115lmIb82I/+2BQ2R2niY2mZ6IN0Ik165l+h40wBU1khp2Q7U2NUVEp/VHG5dylZEonhtUXuyFZuIka+9f87CGQ3OFg/3uhHm1OB74hT2URygKVOv6RGsJN794REIVU4vGRkUQdxLSQ6N4hYvcdAp8Zg57dkBPVO12hIe7R7w4dPw1RQEMR0WCQ0iQU/NXhd7pZ05diUxRQ2NrZxNAl3WOVPUoNus6UuD7ROnGNIb7hRP1NlzWZ7/pclmoc2dkdPHBZ/abJVOPmLSPkgO5aW/zNMzqhgUcOF6PWFGBKGHTIF+/iPkBmZ/Ghf1FdpSDVaHuSTqKZn14ZGrYRCAFRSV2Z7XIR/CWk1gXmAeDlgL8NOCiVngOdslthOtwhOUDmaihhCTYmSJWd6HWlWWWhISvRs46Vh7qhgtahu6Bf/d3vkiymkRUNXL4MybD7zgGSGZJUHb0g2R0pZTpoJR7UoYwalXAfFM4BmPwa1Y3w1mOwZRWxWcOloiDWVcWw3Q0UJN683VXxJTN71QJwzWf/HiXqkZEY2es6GT3JVQTf5XcNJZEy0ROYpUDxkdcOZRf/AU8m3SDPBXkBBhu8lmSAaos9nX+WAXzr3lJPzYAAIS7Y2MdPFPs4mRp95L9kUTmmEarIngKR1heJZbjRDdMBHW0p3SsaHWnqWOXdJjuTFgAd1SqlmjqN5d2MDYtq0R/TpZCHUOT/JWk76niBZo8QoRBR1WywGMe7ymY91YirETflinOc4TGQqPGhShGEl/0i2aHVgxzNxhl3VRGAxJnLneKYBmoGrWS1ZJjbdYlnt+aP/sjXXxHCh1XV8BHc1+m3ZF40I2n/U5Z9J6nrcCHclZmWtdo1WNZKmVjiKlHLPoxMs5yGO+Q/utWgiOqu0Sl8p8yIxEl+V6prEmGxENHxSCpEgh33DhZ5RtnsHaIcxOE7uN12HdWpyyE34qaOv53/IqlhiNjmX2JoixljP2qQzhKKjpUCiE3GKZWuAxoCDI4V94j80U3vkJZTL6ZCbeibdtqMa9290FqGE82LR+VsuWHvfl4OGclcdOEWoFaajI13XemV8Ekuy9Zp+eGOG55/GCZg+qoSC4zUzOaahWv+DTUqefXlkKhVVzdVml+aDR6ZRqXiqkKVps5cm5rY/NROL+GIxGWoTGGIOQTWGj1mrQBu0REWZJmppZraChqhhVRVmUPM3pLRZmbU1kAhEF5aM6LNGu/lapoeLl5OOaJQrFllipjifD8uBfTOKSlmzeyViJTYoiOeVhGmnvDSu2CY2DHhPTJqc98RZT1diFDeJTnqKYSd1vlWEfwVDdbpC+YNvTglFqpl4DBSdJWhKUQVH+XkrasmBTLewSZtkfLlmvZdKFONAJkmjcqpiZDtB9xqsSNN7UJZO+HOaRCalFnmEYzduhph1Y8W0cUZLpSRwE1N7RHlKyKeqKMeYzSf/tMq7vJW0hmNRffAFmDuZZFRDoZhGWen6utC5QVAbqadYbzoEV27Co1WYtqBjkmGldUOzi0v4JBM6XqZrQtD6XUV6SL6UQZTbJxoFYQ1puTLofnZHau5rpeLoeggTr/8XZ+QKkTgWdExri/OkrfIqfp21seQ4s4JrbzumitcGkq2CODXDcQxWVxhZUhl2nn00M32EsMk0h5eLSrSpaSOVUMaJuQ64NOC2nwxJsErZJgzmKXATMx+UUdMVZu8bKCMldDD4UPRycodmaBz6XrLKvFRcxSaTLDfXhkiFS2gqPKnXWn1mt+73WKkFOan0mbGFrvxpdw31ooEWdrUmiV4r/4DKJrFxxaV7iI1WGsBXFVohpZxgNcRuozV0s3nxZ1xFeLKg9bKipmb92pMlZWbUhlFS6mTZhZZ9J3k7eFtsWVwF6ItLepCBpIRtZm37G6RK+E2YYrj+dFUN5H1N5y4J9XjPSK3xZMmXJVqbrGemxkNNGS4L2nF1uTRQtpYQCLJwvGoiFHlnSlkelcJWZpjLTFUcmE6EZrwZ4kj6+KFW3M3evCItIhYlqsVHJVWO56bDG3yuGMSt04MrMUXMeFpBerZ+J8ghSJdO2VEKFLtOq1E+lCWZK6CMW1ONZ6VFlMGPx3eraSzIqF9bBrIE2jbLg89IRGsglEZmR8BZKLguDP+ngds612mp/Rl3fcdjt4Z4BAdXUdvJeUg2mEamljvCd7kn0sli4AaXspuBIidgaWrJ9rK5EVfD4EWM9RaeYFTI8taySvbD7dSHQvploTR/psN0zSWl7vxAjHU+p/kSTnwxPhXFrzrF3zzWZO09koarA3mZLdiXp2tmUrO93mqaLnRmFUakcTlr4IqtH8U4KFupyrq9bxrREZZuxkp2DlXJbQU/pVuqWyawwxnCA9fIT6uXgUcvCPR3LVpZtCZXNQp1BMdD/mdhe4SDAaZgt8tdEPs0F8WoOWjJQWwkY1m6ECU1i8KVfda6j53ByybDkVOhSX16mQhwlsO1EmmkLXj/1PM4y2ycVSxbzPeD15ty05wFOQC8UkEGwwFUxGUziz0WN0hTMP3jxlFSvIZmEyvXcszns9xc1uzd3iyyhjhHzkaVhNl6O6MYymLHy4anfpWaMv/nm7YU3q8sZggkWX11cOq6vpPqludonhZMyrQbf1lop4LtVROFpckaOWxKtRKJpxU7w/lsmOosqKB2gbwJvrkInZ/He1DmTJQonoxThMW5lOvbbScJS/Y7jw5XeVR2yZCFkIuol6WLXRp0akPnUFc0k227gb98fwZGmIoLRNkIvwZdeM9ITSJ3Qn2ZbYH6yhATZ7eMZzZDlmKpKBH6VR1oS2v3TF2dXqpqDzyb/96x6t50XudRQaLQ21TR5eWaa5ibO9S1ck88dofLxNC9PcQ+mnQUJGUgrOOXjCtrVUdq20RaxrGCA0p/+HCOuoMG6KTdubhefNitWDlp6oEHNKV7NzpATkDGw2Ohq9C6qVdLGmsOrj4rHdmYdbJuWkQHN4nvIy6TW2N5mWv91lFBGIFGPl2ot4ox3GuLGHEIO5Rve9NiA6/4y2MlZjnx6kqJGMPyCi8WLIu3JMr/R8zKOdzT7WbViZG8M5SkGH+i3Wb/sA+FBj3RMwAbog9zvt523u/+XiOusknjbH02OWMZ55eXdWullHi2mNXFjQT/sHWW+znSGlxjYkvrCccrmP+5h9h9fwJFMTZGuVRnOLlDM7nhxf6c9QJ133Wg+od9MyToqozXRw2/mGdO6QJxIpt9oHpHmvygekNvH/VuHCWcPYmQQ/7rZbNjdITD6og2qtZfzIOy2PlMA2qwaby1NOo6NOW3dlnLFFtLx1WMSNYt0V43yXWTflVVSJdMCehDUxtnbytRGzh3YBvqpIVdxGVwEc7WhJaY2AxU6Q0iYv3vhs/eErRJuRq9v7sqKMR0DGiQRCRk4L14Zwnlik7Kmy2mnTp4puO/OUae4btpOWXhBk2HJKU0xnP1m1jfLhuID0qCYHfJhK5qbKZdbEv1O+ZZShyUhfx1+XqI3aZ7pfz/Lb2zRdGZOGI/RuL0k72V8aq4cJWsQNREpYS1vX7ov45IQzm1akWn5UA2f6F5qmhHwxrM+RHKaywLO2KmKgANdYSn2q/pl5o2ryeF6oWMZSyqNcYkj/oMEEf48UPCTyCSIwgHJhT4TwE8exElTpw4YN8/ffr+/ZuyUd1GkCFFjiRZ0uRJlClVrmTZ0uVLmDFlzqRZ0+ZNnCTL8dtZzicNKjmFrhzIk6DAIQb5JT0ypGBTg0+fKk04cAjDokkRJt1ZtODXo1aVGuWZ1GjBnQJ3FjyqsGpYpFYLmu261GtVp1H1IjErcClbhUqlXmXLFDBBsTvNIrb7VCtitFrNGvYb/5jxWcFt/doNO5BvUcTlzE4dvZhtY6V1tUKFjNjwwJ5eYcvGGrfyVc9c9b592xUrY7d5RycsffngQc9FK6emKtupQOR+dRf1/Xo06Ld/PTdli3TuZrQLCyvvflo7Z+WQoVaduxB0XuSzoc4drx269vBTo2YPfHhs2tYey24tutwzarrZ7IKuPrnIwmsq78gbSzCmDFotM7UcDMu0sdhjr7HKNiNoMn4ciggiFO1JEaKILpoih43OiXEoGmu08UYcc9RxRx55ZAiJctYph4p1eqTxreGAA+0wDj8ji76qlttPqQq3+2qzvkrkbDysSDxwxKP+wXA6xcSy7DO/CKQuq//OaOvsvvlkS0uq+ZCC7ronE8vtzvY4wzI/6QLrqUqyBJRPL/fa66orCP+TMKsMxfozQSc76+o6DtE7qsq8tgPNqOPOIpGhxwBsD0pEXUPOsk6V3G2ptRaCj6zZTvOwwtMY5Q1NhKZatCzHkrMqTTB9c5K1TjeLciqwmpP1sgJzm7LV9pRlTLfFbgOtrmPBQlMz/epjr8JYG7swOfNmNa/c1Zj1U8H0FIwss4IcYpEiiiCyCKOOMPLISIADFnhgggs2OKdej/BpHaAOnok5Wslkjtj1XOvQucwkU28r9/KKNbwDP7wOZEuXzExYowCEy9NE/foxq9jiApMvsBYUEU//k5UEb8H30G15XsuW3KwuOc0MEV3K+kxw5JkbtLDX96CGOj6X+9tZMOKwVmjkodd8LjkRxYsqS9SSTI6y61ib+ku1iusYsfi+HtZWlAmDVzwOcSYabIUYZTPPWksOL8lg1dyqvKpUIxbEsjKeGsG24IX60DLvgxu7y5+j27hXv1Q5NrGxfdYyvCIH7MNYM13QRBVbX5EiFzX6R8bZHbb9dtxz1313lRIGcshyeF/pMQsjL95J4jsNFzPcHmcZS58ntPzM5txiU8qxD6KLqcXAnjlC+L7KtlXUjDUQLMkSLz7mxrGusMA54ezu09M1L3CyhEm0WmPwxErZ6OJRjDTr//qLtYajsdM851yVwlCDrAcytWmLOwUsT9EMVJe0EG9N8SmTxbIjuJUFKzm6wk/SEtW0Q4HqMboxFQBBd6lI4apncKtPAlEGrai1ST+y6ZwGVdYaKn2Jh6jy2Arb9LK+WSw0PASTnt4llc70imySqla2PPWggfwDE/fCl+sGYI+LZGRG/2CC8Mx4RjSmUY0y+VGQytGwNY5kdAb6IGYi1aXA9GV+6rkLfeSzQvE1UW7nKVbkDNO9NRWtTB1MVdj0eLlYKWt+38Fa3S5DyNS1hkGA0R8FA0g3bkVpS+e7mmZwBb3+jNB/2enSz2gYr/iZTGKZPBbGzBTF/iWIkPfRjf9+ROM90DHmgypjy1qkJLNJrqxK1qMVou7TQhwy00wylFkUpdWarAEoSgWKFICMdSHfnG0v3FkQ03i2wmcS0kqUMVkpdWVDP11oMeTi5mmgqBfTVNOYClleW+TmpK39AweuIygXI3IDjsiujLWLY0Md+lCIGgwrC6NC8CL6obE1MZjVZBBZMMi/JcLrg4JyVKp+2bfuSadNsSHaDxkX0l4eiJ/FuxZyfgkiTG0QNRly1yo7xM/1cG1pQMxaVqgHlyvJJUTdm2SokMqaziComDhETqnYBEHOjWpNgwPXhEhkPkk9DYVl8xQ8f4ms7HxNZlxJUgar5bNAhlQ7bG1WX7j/Nzn1JMt7nbrpt8RzJ7EJ8nJN5CRssnQqzymHqVlazx73Qtj9bA1jxJyOZNn0q5rRUH2JpGHzaJrCqfZsa25RWhNZybounqh1VUCoGP31j49EVLazpW1tadIThPwkKBFND0BDZ1g+xgmDTrucCP0GMV0mq4IGIk/W3CWmjZjLubCi1FjMw5nhXi5SHJMrqIx3objhM0Mf05iw6MRZ78bpLODBzVvmN6tNWYlnqNlQEyOWK3m5x28VUmlg4gIh5Y1zc830CguFaVepxSuJoNKPgWl1pe5Q65XkyVSeKpZOZJEWO8PxT3PTltfLEK1qzXyMY+syrg0uJrtOXeYESYbR/2K2i7FtGuVvrhW0USrGau7Zlf9QeNN8bsyoE/Ik9vyqMlF2xV4FbV1FwMivMdLOtlOmcpWnnLAgEcmiEG2cf/F5Q235ssbeFSF+S8eXoppPdLEq17bAhj+Xfcq9ilXV/2hVHXFecofc8qo1jyei6454SjZun1QNNbr7cImtWx3lNMMSnBsWZllHO1U9VUkveTbLxl37jLHI+ZreArG3HrqqyUA2zzcNOUONjWwiEaTjs5nndMKac0uZc6lDkaa5fUyeVSJJJZKdOLDRMm+I0RWfCQkb0pdUk9fCQzUNzyZmpMucfYWjWR5LqJVBnKB3Nh1IG9uTxGJBLb5e92TXLv9UylZmd7vdbUaW6la2nxJ1qJBItlRiBXm3DOKY3TwbRHZoMqSaHwejKzXeUOUzPX3pPM9LGlH26Wsee3Dbiqsbci7cuuYCbuDuRiHA8VWXLNuSzTA3nqmu+sF/e+tQ95PTxemnqHmReJ7p5+G3/qh0/ls4n+wktD3S/EI1/NtSKO3jQQMcYsu+aUbPw7Swihynbl5WqGdVWavq5aNU4V7jEl2gPtGMM8rztptvejNZKa2DpsEf3ooryo2XmHj8eWwFbShF5tollnCGcIkewuQu7su1/Vr3uw1/eMQDrI1ZLhJvB0Ul4jBLq6T+FgOX6K7YYD5iPL83Y/isPTBtRkz/8RRrq47W7QYFc5Jzh98JfYzrsjL3upeKNqKo/bGEg/JtU52p5oz8o1MKC9UrM2Z+qbdzoF4yzG4ycKIjX5uwY1q0Kp/ev7n72HDSyqbArjtrePrBTsl9jubZ+YnPy1NhThjbnGee69/KXQbyOcCy2aNKkWw87e/p5r7DjNes1HGPEppoWq8Zk6lnAb35UjinqhWM2qkdAo9yk4jXYZEwgpF/sMDYSjwN3EAOzAmdcyMakK2kOLhmSpzj2pyckjbpgZuUQhOH2yzVsK5SErNYA5EOs7v/EhvH+iPTwowzyRp9668PEi4T0pRHsjryc7i0O4/Mqia9E8BFQ4/90bqo/+qTqsuYVImq7bAfDfmNmaI/a2mQ6Lgit0ulpiEttfm/rmPAWlmmBgK0Hoyp3pgQ8uuySlI6wsqS6YiLFmqXL4OXXwOro5kWpFLAtyGvR7OjwMKP5Tgp6MEcPhMx/OqYwBCTaFGpgTiHcvidEgGJzNOz/JIweQqr3MsMRxzBLSKo1LKHfZkC2QmGMepAWZxFWkwJLAOe3booxxqCKCgRETE50UiqbvIfzZkjRjqdzbGVWes4BWK2zrE1Mnuf5VqfTTHD4xCXAgq4BLq988ilU0I4vQOpbJIvReQ6x5EpSfqvXMI13+qtofsSKAI1cuojIqONmhO2DBoyrPqasJs7//8bxGvTNUHjKvTgkDgBH+tZDoEcOW9qH5fjKmrTweWgFjc0my9MlEeaIM7Sq0wBJG4buU5CMF7SobLDO+Q5sYlLNkzKotHDJygSk4ZoSR9rrDTUoyopk3viFQXxksP4hweogi9SrQlskYTaCHWrRaRMSqRkKSGBI96yG6eAyX/gMCMKtc35FT25roT5MhSzuIyqFKLZmrUjOSCTllXBwjazpA/pnwZcorNqlUzaKozzHgXTpbN0JiNUQyaht3e6pdMTmzizuFp6m7zbui18r8HJx/9TKt8CHWS6pLlUuCNKKvt4lLgEEMKZtG7kHNdIKs9Cn47bN7kqPk2ZqbiMryn/ObZKoiZRoTBhWTv/8hY+QS7ZXBOsvEZTG4tBejNdCicJu5K5Ky2fsEi/CIktgy4SJCDc9DiyDLLaTMgSSUWDCrwwkh3ZKTylzE7tdDffYTzZeoALSIN2YAYzSINjSAczgIAPsIIosBuV5C6ogLUEOa6X6zPpwRnl682V+7+JvAs/SzRHQRvm4JI686AdMsjN20rXm7jIqBb8AjAWREZC1C5wCcOdYkHISBvQFCYIsypUaR93iZB+e02qo59HJCGadBeokcZCUapLQ4/NIp7jQrbAsZtgyaP04xn3khJdq6XwuQ3b4EFrUkzyAc1awqs+wysvA717Si/GMcg9Yp+2/6QZwOJQ+puYIApR2KgAP2iHdPhSMzhP9DwGCNAAnlCYAbgECmgHNgWBD0CBEmgO95xMSfkn75OsOLOnx/iHQWCRoUwRdLvOf9lOQi1UKlu8N8rFh7KEC6CHdjBP9EwDckiHdsiDZmAAGti+8WunsfM/nOxM09Gub/mlcmEk/goajtG5siqn0Nuhw+CS3hsnUBOO84IWVO2ysNkh5pGZONFVHBW3/qQf8WshjWQNxTxIvLQiwLQvfsKTD1HQReKQsyqgahurtOmk93q0QfQkRkq/CDOtQUoS1NPWmUFQQDwZR+mppltGmqOaIMMbODmhBhOV5JsSsSOfP4mQqbIq/f+5tgZJGjdMJmyRkhI7IRGtADvwUi89hjRIB4ZNBxDwgaTABA8AAYY9hvJsB3JAhBRQAItKqr5CFgLjmBusxtRIkn9YAS1oslUEytbqF0E1VJmd2YeKt3WoKNliAFJIg3uQgAAIgGYQgA64By9FhC/ABCI9DJu5jkgazPSAu2E5GRqVtPLxJz0p2BnqVJLTmHzUV/+0FWdtFM8DNmLpVsbUFmETsqAjmVlhNZwEPmIBNYYLLU3SQZDLD4eslB1DLqhCTTcL2EQSxr+q1VnjGQKKKhHjG1Y7nnQlR9UA1pSilLWqK4v5tQ9DnK+Ml8wNJXETu291MWvpqRYcXPz7Vjf/Acw9QlIrxNBbkT0+PMBv9RUtwIB4gAAM+Nmf7YNmCIACqACeeAYHaAdICIECWIMCAAB0aAcIMABz+AfLGR+52sruaUgnVNYsUoCJ+FNWRDcLtEDspFnwDd/csVmnfCg4uAR0AAEzTY4KkIDkBQACCAJVijimlR5l7KoKOimNyjQAdaz+qaBnapeq+8F+wiZzrBrQdTrBvVCqCo/s203tcKnZjEHzaRY/qUOZK7gLnq+zS9Ye1FzSmUIlErlPDab+C+Cw8harW5kRnlDiyiS6E6snUSlMbFJ908v04Md0chbu00JkqyXcqxT7kxfLOVmikhbJo0LzG76M2r4+1NIH/2SmX6MbsCsUFX0zga2AD2gHB+gHpCuKf8CCN0AAC/gHtlCAEbiHdEAAf0AN3vuUH2pXPXUgD+lQvwPU1KLAovwHWGQo8f1jQD4YRCWS7wxPEOiBTxkCFgAA5TWAJIAvt6OxZkwVL4kTK1qcsTVLU+RayfzDkcVIIYLQ/g2Q0kKZ6pMbUrvhfqPM/8FM15DPf7NLE9oVAfGjvcg6AVEx7KpMAavMYtxCTym+Osq7cAUW9NgvyFs4soEPD3Uax6TabUQ/ZyIekMHRIZwOcFpJYwML+XxcAz3C93EzVraYTrOvEfsWjtJN4pqoJ0rSu+mTkyovfN1ljaMzByFQjdzQCv/AAHKggHxI5LD4B3/wgAGgN3j4AHoo0yxaXDv7HuYqKqgNw74ot6GUCMFTqFgMZI3eaB5hykSVrQ1o1Ii1EOgCT3RAhwtggCCoqqWIAvmNCjOGHCCxi9HzidYoh6HZsvmkKW8KpLXA6YIoASMCKDMuarTqlhRT4W851Y2LmWFtEk6hG43LwbI0Za3MJmzuP55rYqdDFF32y8tVosdS57FewhtaxIxDMUbhR5MZrujYHIza0fRQs6XZFbgDZw4dYiZsG/+wsWyh4rFE1kOJFNebs4aOoIiEpSUCXOnN5BgCDt5AoHRl6Dv8FZpr0VsTteyyYMBiiNlNgy7mv7NOoH//2IcCuId7KAAuCB7hg54Ols3Ko0c0EzuyWLLpFEqi1IfuzWiO7m3fFopbvNnjdCiTBgEbyAuQMG1EIIcTaIEowDGQYIvoog7Lgg2LshwxgcbsNuG5So+Xprf0wq9/sOlxNj8eijPVjD5HYm</text:p>
      <text:p text:style-name="Standard">HMncgBsl+4gNInHFxeFWcqmjSmwo5JNO/9ZCWt4bGesyGC+6ux6aB6fpf0SyRCYySoalrGrTgJG8TssklDepVTERG63rV86juv/driAtFtVjh2SuRZ47uU0SCoSrkk5WB+K2L9rZ56FDOG8z51RlKRGj5SqbvL2Gd6cAB5WCWOEeZeMWMbYIRDGIF9QAIzNlx1QpIR/32qFDZYJcdeCVTFiogdoxzU395yLp8JRC1f4r4AdGCE43YNh0iBk+6DB5iLcogCFhAACGBTdBCEGDCBmuYHeQjeVviBAbgARhgFM6iGDyjjsrBEBfAAQSDaeCAHEAiAgj4QfxAEMwgBf7CHE4hzM6AAPFhzJEhTCiCHdrgHP7CCBFMYE3gGBMiDdjgGRJAAIGhP4+Eu3PhKjMtMKhyCNhPcwpA57ynn8+n1i1Fm/8E9yWFpZxRMp6PrOfTqw5Ezfx0u+vyyq56Y3iMtBDGiY0zgUeKm7dkwst3q2As4Z1pdggwnvMJlImsUL8zTz8rHsoy+cLxnKdmbINNfDUMg/v8IZ7vz11dCOWoFvS05pMs7tBNXEkBRb6NTwM/uYh7yRyVCAtNG7QLYhwLTrwHd6VoVrJkawxHsU5atckCtzijrcpIveZbAMiEh5IgCT3IoU/P4B3vAgHY4BA+AdX5A4zhvhzBtWHoQAHvgjH5wgGNohT4IXl34UkrtgB+3KH4I+khddfFMB0HwB6jxBwBIg1y4gOB1WPOEhA+ogGcAgEnd+Xa4gh83E0aFBIZ9VF0wg3sIgAe4nmZWVqVVmn2bn8oxIvdOxHkXx/fm7wYMFGAPFUNzTXgENZ6OcoATtwlXur2xk/7QoHO5JuB6IDa8jJ5rNFdRHwsOLjSLvdhQrkf/svtJSbsF9BvFQLGewxM8KeUFeyC2FHD8kjpNwUS7JHCfiY6/9i5K1NG4uk0BtD4nZw5CQSYevRZ+2Gdy8PH6TOIdM2mFLhGwc1aaSiYhirh+00ifDMpzowjBs8CYNXnxH3/jTBk3UlTiPgF6OORn4YceAIF0AAAWGD0FSIFDUF4M8IEYuPR2QOkNAAh+5fjJu4KOAoV7CESsuQQizTEEFhoN4YdEAwR0HZphgTbCQbo0Jwb8O8LPX4h2IEBAEJBPBAJE6RBhQIAOgKE1AUC0ayfBQrlyR8ptWDAqDYgTMWxgOGTm0Ih9/KYioWpy6pGqA6siMTnkatepA68OFMjP/2RVrGnDmg179WrFrSaPVLQIdmrFtHD1TsV6lmtds3QtBkZ7Fi/bsn77HtaLJC9eu2n/8osr9vDlumwpV95qse9jsF6rimab9apZqpgP553bGK3r038roq5rcuDAr581V+6L2u7svmVdj91NWmDg44999/68erFdy8PZdqW+mKvos3Utk7Z8WPGQtVklp86ctnVv2JoNo16+nDNr33zbfhUf/m36tYzHu7+c2bV3FWDQjhRr/HOgVX0FNsSBV6F0DAAsMKYYfnRxBVxetNXlmXODYTdZOf9gAo89JNpz4okkqnjiPv9Moc+B5xyozoE12ngjjjnquCOPPfr4I5BBCv85JJFFGnkkkkkquSSTTeZ4GhJBlUMDFU5aCeQDF6ADgQ+plZDPFe1AUIBU//ATAwXMdIACP2aelBIFWNzWD0gqeWDCZ0AAYAYEIpRwWD4X+COfIgDQ40A/n6HUTjog+HmgAiMc0lMaGFRwFQEdkMOIDQz+Y4IBfKQhwaCe9vNGGoIQEMR3oA3G3IZWBUaYcKBpCGJzCn6I3nYXXmZhq++Nd19/ryrmnFrpfWYdeVq11Vhh8z3LW21hrUcVZOOxdltjmCmXK2SfKVZOr8BSly1ozmWYbHj0RfYZe5SRG123tWKrblW0qZagYX9lhd5oZm3lHbJmxaqabu2+uu6Fm3n/iBhj98E3a1y8pcbeeQkCt9xw/tH6oXztzjrXrI/pxy2UkclGWr6qsSyWgGk4gAWrHpPbCGdcbXAJOogE8ECbmM0L2HwevuVrbP09V9Y/OKBYYopPozhAi/rA+I+MWF+5Nddde/012GGLPfbY1WW1TjlUrEP21gyQkkYeEtwRwCUfUJCGLj5vEOI/8PhBDgj4CPdPCR6AgE4zQBME0j0pKNDWAyPcg87PSPzT1YFhdfVAAFveWdGi6FwANN8opdPOmuvYpUAz6DT++JvtAMCmm+Uo0Mc9hxjAxYEb8pbby2Kt915Z6Kl2W2C42fauYkhTFu5u9mqrFsb+/tryhfq6/7VdfJEJ65i4ygpmXLqpLQcgZfolr6xyKZOsoL0d3uutZYMdq+1m3o5Pm/POZV9eZUwzH7lYr2W5steFvMKYCR3mVRrTHrzSQkDM3IVDlOFW81olsH0VpzcZexl1HIg/8xFnP8gxYXU+Nj4NLigyxwLXrzyIGQGRox3HYFQ7zHCMdNDjAhuIXptCtA8DQOAYIZBQAGkFnef5CoCGERlz8tWVwPxDAVCLWtRWZI+qXS1rNGIbGMMoxjGSsYxmbJLZgrIOKp0RSRvo3DHMAJE09KQaAIgBF/i3hiukQQD2EMiBgsICAKDjA1qwyBqkcIw1veVAaGqHpRDEmAZFQQF4QP/EPcg0lUVRIB+THIAA0CG6DdTFTD6AQA+BNgQfHO4SDxhI7/iRj7udwBKaM+Hx9JIc5oynl70pzmQK9qyySLCBy2oOWYSWLv5pa5e6ypVs5vK/ZRmmmBR8mb52mUF9RTNj1dwXMxMEme5gyFbhS6H1+APBecEPVxSyint+08Rb+eV9wiFYbtL3G+6d8zTt8otu7GO2XoVPgeh0jQzvMsV8KfBZT6wVWmIVq2r1MizFo5+rvLm8f/4yXCmcjAhdFr3xyAWkKcSNx1gWsAq0oifpSIcO59iO0V0wLQ8oAATacQV5lAc1nrGgABHzr2vqEzjiYpAVr4hFqVHtH/qYwoH/chCjNlK1qla9Klaz+iMoSYkKfNOqjzagpZD0BIdXyIcJYMkPUOUBKphgEFtQYoYjHuEf8nBAGiRSvrtCsgJ4+ccQGvGAfNxBAgnBGyLwIJVymC4EgwrLP7KUBggYwARmSksMDneCH3IOHSCwQRQsczk60cNS8NKnvrDSLgFCjzeT4V5xJKbaGEImm0VN4q9a65/cDDUxuTLgq9zCLxW+cJyw0Y7wunUeb/Klm89TbgOhN1yHzfZdEGyPbFiY3PcsZl7FQWmHTJZE8EawfM1ZqEMpeDyDJRCAIl3MODEjMuxAq3vmW01tNZarY1mLMME0aLKM2kvb6KdYzmIO/AL2/6wpIrdf0JnerMqTzwWahIaMwEAAMhyAPjSjD9CwbK3KAUp0oC5RbhoqeGZLoZb9Jnzr/e1qqmgiLUJNiy160VS1BtYd87jHPv6xkVBaDrSxEcg46iwEenCEElhAAPdoBwVEkFYzYSIF99BhWU8nR0oJYlD8IK2lWPxlvFqKbzeIAQBySMeyHgMRBYDdohwLmshegB4g6EE9Fyc6oA3gBOQwAw6PQcfTUQoD9giREuO7Wr8cuIEpTJpkKCor/SSUmqdVoj8tvTKwjAx8BQVZaqCYRPxEx2z1UpqrHM3oZL4HXRaDoElly1H3GJe+fGn0Mb3HGLd8lGLvEgx3hUmw+v9xrFuoGRZgGA1N6wqMm8k2zcdInewEfeuJwjUfdyT9Yii5OjNGjS/KHlgrk1nouNpCqP/8MrTa8ifTMvQXuasCjw8c4w08XXVQ/hGU3qAAAKeTgBKOMJQD7hacQ9Xn9mgV0UhDBpaDMNHTIP60pupDqk7NsZEzrvGNc7yMQh6y2jr+DwYEgBwQsMHlRISHnAIACCXhR5bQIWhGCbrm6bjhEQdSkDT4wa/qpFNfp8I6RMTRDRSQQABEcIJ7JHYfVZFrLrxckX+IFSkaqGsS6bTnf7C0HXSceUxpjo5Ibiw2wJFmdT2zSyi2B4AMbu5pj2NUBpdHWtjzIKu7lVpkMnD/P9B2lsWWiVzqWeefB/+vpcM1lpcZC8GsXc0L45WxX1YGeWffjDfh6Z/+MrCEFJJ1gN8DeASz9zUgyx/ClKlC/TH4aNkhZ1Dbl9IActrYBlQudiEW3ehZRzYR3ld4kyjcYaXa2O28GPSOXYEPmAEUPCX1VNxEOB9QIB0QSMEGMqcalPJKgx5rKEeJ796GRnYANUbRiiBeNajqOGsifz/84y//IX18SlXq+AbehgofbGcDJ0AHJFyALcGc5FwfC/iDBbyDP/iDEliBAtoDniwOOUiAXy1GP1AAObSCX5VAZqVBB4iAOVTePkjOPUTFJoWAEQ0K02QJ4HTJvk3FXW2d/yUIADlQgAE04Ds44AJawAJC4K9Nkwr9E3CNXs4MhgJ1EPicD+/pxnlxxrygWHO8k38snGEMDXsZ1PRME8Bs0DdBmFABFEQhh90FWIChS7EYl+bNxsENS0WtBkil3vm41tGIUzFl0O0BFX88WHw4y4F9Cxh2i3fhHoIt3tkpXsTAD7KEX34Jzd75VnCMm/4wocL4itzd076olKkZoaghl3g1nKtk00FR2x6ekAVIADkgCmJISZsAVhXhVDs4gAZE4FB0EN69F3lAjDVJmFFZ4XGIiMRJXMRR3NV00fwVozEeY/wJGdqEHP51zsktEAG8QTowgpSVwz4UQDUk1g0ETf/0BVNF9IMU9JUF8RUFHoFYoQMqSFn08cM1QkAm5VHsyBlVjNzbgMDV1coFjpLtBEAaoIIN8EMU9IW+HcvLJVykIZgvARD/IFCuAVEz7Yu0HeSlCRNnqNMSGp/HpBtyPSHlbUxzcI9rBM+xeAY6HRDwhCRrTNh0qBtE8p2uMRC1lNd3XZpvHcfD2JanZUhDXZT11FOxSRF0gKTCGdgPqoxQKQ0orldrOMsETQewKBN3OUtDKVFGekhAyQ9LBsyEvY8XipTcWdBiHJtrIUs1iZBUgsbyEUg//J5AloAI8EQIsImDlRpGWV56KAx8EFNhkKXe/cPDKVX6KRXvWE2OuR//Mh4mYiYmVn0ckYncOdqjVA5CAdwDOSBAL1QFmqDDSNRO0GjfVNBJpfjcCYGmoR1BzDiAgTRHn7XDIbzZCc7VY5nEP8ABz3CKqMWgD/EDF+BUNTjO4KWYJI1XxHwUXOAL/nCLskgTFmbMdy2lfSkLXnLbtzAhqcVL+CnhQu6aLsqHRzYM/2jPwaWWuYjfxwQes+DWRjqH2gkXeQmXAfGT74QQJCqb3D2k/pwbNpVn+WQLyJDUAsUP7V2ei3Ue8I0Pff0esEiXpZ0XQsVTCDnGU8ZLHg6M7vULJbpQcjUoc6AUyJALfeHH0DhQdZSMbZxmokSaAfUbOnSClyEI96UL/+YxZPpoyL2kzEKyWFX8wwpowVJJzdRUjcURo2IOKZEWKdvUHzNyXJbYmQ8oUGiVYjuUoFSYjgN40nPIxxHcFTkYGrIgwRo4QGlVABJUgAS8Yj+YyeXwAwp0gBkgwggoQFe8QwikAYtGBp2ZXBPgSj6OzuWsaTpEyGUdRhQEQf5w1CO2E8C8YYrdEhTljy8F0wdtEEk+F98ZEB/mYb1w22Uc1FnaTKUakwPFD4HRh7SY2+Uh5/koIfBEzEMS00fOHfuUpbQoEXdxxyiupGdIXkyqF3s+x6v4ErFk17/IpxJS3rFITHYpXC6Zy6oFKIDVnfH0XeUpTXsJCz/hZ34cYf9HdmmADgGF4sU+Idh8/ad7lVNbCMih3NtvoMUgjAAkgEAMMMiEMSjk2RcwQUenHl9+nFYVAeb52ZiLCKlhGinBFqzBIkkaEdn9cZzbIAWe5ahJuOVDdMCZXuM9/CkKQMY/7IMGXIAS9AU4Bh1yykM4WsoRrGYJPoCZMFmZpkFrSsWbpKBq0JlK3KNi4KbinGM76FX0HYECeEAAaMFEpZeQ8Wp+5JfcBRsgRmGIcWKLLU9xJlBzbQZIGhBPXunglYsHDc9H+krRRlsw+R1dHlPtiY8fhtf0HJftsUbL5KpRbSq9GJPmRC1yrgt3BhSBPUyjWeoGrYUzeQ+6fFtGHSL/O91LsaUeX/bLcXmtEy4Pw7UthRnTfpUXtmakFHpbsroXhwTigl2QZHiHh+5FT2kBBsjMGmTPQJHuzrJAQArFZS1u3LbLix6H7LrhBmlQx+SFjPWoj9qDMBbmwQav8A4vj3yc2nzVxtGmZ3UJ8IESPdDDB/yRgJAYIiCAB7BADJyAA7RDCFhBWMgDBYzdHy2HmYAvOXxABfxDI4gABKTDPWCAD+TDCRwOBFSDlG5SJ3DvoLwF51jdY1BEV2ABBVTDzxzGIJ3O+2oAC2jAB/CEyb5ch0jXWNZLWM4ovJ1bLSbai4VGMfWHe6pWMIWoupRTB58QL2Zhd7UTsJaH465Y/7md1vosjEklHnA8IXPBWGhopNo+4gvTKAi9Bk0mi+uJnk9GrmZcZWypTGKEE7Q9kEplawj3VEvWD+3RGnkaIXCtT1QuEYeCbahtMIYmF9xeVKtOyF5OT+Lu2q9O3hTWyhAsHzlIwb2lFoIsyhUIQAB0WIbpcQCMAAuUwL1W4n4E7ro0FNLcHWQlFfr96xXdmMASLyRHcvAyZpEpqTNqQHp2RT90wDFQo2WVYg2dDqFFqR9RBZ1k4A+E1mVcoBnYQQWQS59drA3R0T0IwNKVoAKATgjAphQhgVjRw8nl6GF86SjtRr/JETOIck+8jruk7QnZpHekDKrtHaJ6ZHZmUP92MM99akcdRkurlGVFBl69Pgx4UFfw4E+4HJwTvy3jVeTgneepwQbnlRMG317BUBql8pNW0Oj2vQvazXCu9t5L4nNxwah34CWl4SiEtRveTQbq5c9Hzc/m+h0Wk0cL7XAtPhFyvhsZU56nPfOmFjKvZciImlf1oGFeCIiZLlhdmQkLCELYbZma/RlUtAjfkZSt+qF10K49xVBl7C4w9u7v/oPFDawkHzVSHyOSIq/GxRxkRjDMWVkKDgTHAsCTtYNnYUA/mIC1JBIkbcM8HghpViDMeYADkBg9AIAIDAAJjsBbxaxjmclcxJxtmslW3FUa0JRs+qwBvAEk0BE9UID/AFhBCbwuGH4rEz1T1Y5GFT5zMpFhGeMlsXCGxCzaIeoXEbedxZQFSQaXfBnotPjG0LJFDHdkFe6l1RriUA6V7xHuF5ez93QTa8sLAx1UyZhreYmZqEFPf7VXcVjlGFee3imbAmXX5HFI47Hk50pYaoXTamhL4SaiNj9LR81drODKtQkhXx4HOyFUNt/dlfrSqqptbOlFWjpAFjiut1rEJq9Zzc3yDblvVLwuUFILBDGhQRbYLYZLv2YRI5sIFx0IE2BcUhe4gb+fMtrf+61ibCxaytXIJLmJQICX5UiJXAsk03Jj9OmbhE+4hFd4oFqEmQxBtE54u0l4SXhKmgZk/0O35HZiMLAVH+q5qqfC3rE1UbykyxBL3gn5R2XHUH1e14BiJXjOE4YED6oNx6hO4n8+ZG2AU/hEHrI4JbT68+0RzHx2ELD8i1hu6hyij9FgVLQtU9sNUNz5uKoVtw7/Ez9/tsvMJYWSE3kgJ2dLD/QQ02NzYnKgy29jh90uy7pIIa8tN6XWl+D6h75FCX37WmXgDIdiMINIK6wCUW9fj5rv61z4ZVD3ru8CaVQR+IGHuqj7mPGijciVOV9q509lZLkOuTbPq6SH7Uz+J649t+MV57HV4qy1HUOjrcYcrqpVzGw9qLKE6FLWnqWyx/qklBcGDD7b1ljUlnhosyBj8P9xwTblWmIKZSc6AVOLmQ1f5BNBX4tDpw8IryG+dGlp6JcuihdQEcxd+PRZCvutZecxWQw5ESLcljABNRRj813g2W3H0B2fO56uCVBEbu3gESirs92rlmGzUFCtAehUgtfVUhikHlwHcaRyqieae6QFtUv5BSbJs4iLsF8wgPqorzzLVxUlL+zGyY++rDot+pS9SMfb3gd//tZx6aS1FF5yJTHtjautqi3g3VqriHRSLhwM/ca6XSkeejO5VnODPvm09/g7TapP5nS6QRtsw4W1HY2hZvBDzwpPcve+Tu56v2qyNxh3xcu9kgzixWF9Movx0JrBkF5PssugX0tCveH/Fk9rSHZ8wUQr2v0asqVX15+qsr1bujnYSS6kzetatLPzZWyTb+GqpXX798WXHo4LLspTMhXt17ukPQOlgtgnkv/qxbTJiHC6jw61kLY87dc+GaVRUHiVyNGTQi4Qx9gt90zevwefjOv4ZT/kQ2e7xvCkfUMk0h8Mf/0hbdO8ebbFjWPXcqXMeEPXcgKx0tYHwJeeehnhwiP3t9yShUITeuV46MYKNt9S+cgzxk/h3hZMHjK9DzetHz6UUQ48NwEEP4ECkRxBwq/gwSEEDS7kd2SgQoHl+C0sKNDgQIpIHFKEaHHgkIMIKwoUCXHjQ4QWHVakyG+jw4smSaJUCZFg/8SMEHeefHjx4MeBQ4NWLNgRIU6QOC9CHAnzoUOnDpcOdapy4ZGWMKsujEmSatCiDDkS3NrSK8aDYlf+hHrVaUa1NyVqzVmSJL9/CuzZg+cX8F/Bfe3t+6dP379/5xQzVvwYcmTJkylXtnwZc2bNmzl39vwZdGjRo0mXNn1ackKD68rRoIIatua8UE1epEhxa9KJUJuKFclwt0mDTId8vHo76cidZIXKzTjzZc2DuEl6zPu7ZXSmQtfyHjpQqdW3eI3SLIo0pPmr50nOdEs+udzkuvM+B9k+uFT0TLGqLGfxKqlGAmkr97zKKj2tmvoNo5PqYqilhm7ySSXyUlLuqf+S7AJqro0ykom87jwET8CoNKpOw6e2K4s8m5h7zzgUE2yLtoTmKjG4l9CaTkPszIoooggBVK0oFu/KDqP2PlKOKhRVHKss6qIaaS35VGJLrbjYiw/JLEd6CUsQcZKvrABv/HGumlBU8B9M/iIMTjj/GsAwxBq7M7Y89dyTzz79/BPQQAFFrpxyqGBN0DxdLAnM9KB66SrxigQPzfJmVBI+Enc7qrYKGZSpowhPDM/EuGiDysemKrQLN9y6866kL9U8T9aJAKRvQjWV4pQ268gbQkedfpJKN4+WYmtAsJbEL8lJMfRvt+O+A4tKINXaSq6gji3xqbV+i65C6ly9i0T/5b4b8dFcY72v2/xoWi4lbFVjEFUgi+tuLK7wGzPJrMx1TqK5bORuuVOtk9CtDPFiaTdI2bqPuwZ5dA/anP4jCtaC00pWYkrTnEmmMZ/yd7cmfaXXrkhJjnXFUVciVa8HqhhgsJrjNGyKxBbDM9Geff4Z6KCFHto0QstZxzWiRWO5W55u1QjAtH7b8Ep907XpQp6YvlfB66x9TuSfcAJPoQzLmpi+L+WtGrunolOVVpyClVC+YCktUsJnf5spQzBBAtdUht9bmD4xeVuP0oir1prFdsFq+K2iPOJUShv97ZpcuS5HUO7yLp7NxeFQxk7KToOU7qakDoQRy5wQJBJj/7dCrjBJ4urrD9/7YiX7dbrxMtfa93wUXuxaIT13dv+qspKovKMmW+vfr3xaweGebDvNqgIG9sihXgITXpDEgku14BgFFUge/9nHHi3ilBMwOg/TOQeelb4f//z1359/yx4t1FDr6J9mmCS23VlMehiLlF1MRLvueepV01JRjXhirunk5ijPEh3wkvQjBtqIbbgCV3Sm9jReuedZm3pOCIGjwZx8REqmKl7HxjYg8HkvWk2qnXfOVsEejcVY9eocWsg2lAKdKlvnqth72tUdYiXuVR86keOKlaTSAexxsavK1V5IE0ad6VRRakuZIrev/kRuJ7zqYk7Gp6QysahEAP8zk5XAZqSLiK+IEiFUVkRVIQ6Vp419NFJ6ANcvmlgHb2670nCA48XZqCp5LdGj+cKVOoHsxWaDeV+ddBYM+w0QlKEU5ShJ2RkisSZppZRMjdLTRv6MBzcLpFISM0iwsq2KSAz8yvSu5UjqLGeQkxoXRzoHuk+FUW4MK1jThKWbZRVHU0LBi68qIp+T6I4s5VpYu6wTHfAFjI2bEhw0q7a7kVFRWjqpkn6Awsgzie5Uv1teWpy2K</text:p>
      <text:p text:style-name="Standard">R7yMYsGguXpkoWcBiWofDbZVSux0p3l6NCbhtNNhvQju9Zpak1tOdjjpEk+6wEJYX4UzoPmwp96krCcCbTRLSHkzMehbUWMtKH/k9L1QpTR5laCGxjl+AnBkuEwm9261V7eRxibyU8fU1CMzhyjSqMeFalJFZrR1kGFcij1H41El+t648VZKlNYkcIVbezjKPesBymzS2QzbxPJHU4KJUjCkJk0OpWKmTAszRojGzPytrQc8jvWI9XFFJklI56oRVxaoizD2bXoHe9iYNvm2PhDRdNh80Tfqt3e/oolBiJIVwttKY0+tyid7K2uGJPkrbTDIMYlLLTm0xqFxDa1as2qoF2DEmY7JUnUORB6vjRKxBDn2hTNRqJqMi2uGJjW4NGWsVP7juQg6kBEdux30kzdaK1ipA9NaoYNTRGxOILJwACmp4X5R84U/yPUnUEVvelV73o9Y7TWvEapJgLnL0cmV8++TUM0cmdZu2cqDg2XX7Ua3LsgGx4PGTRgzJRrfvEFs36eToYpYRy/Omi1bHbObqDF6BShdrjong1jdVEucysqIhA1TUxFwiojjdtNaDkIL2NLiRW9A5e8NApxbmGgrSqsOS4qrIa2XBVen0XG3AAWjzqlURcbYmPs8pKuFhSoS8sGzy+yEjg2ft0BU3Taxen4R2jz6wrRRq8LcuqDmPtPlUxXN0qiTVYy1q8Ln9y5WlV1IDx9XybtAVSifpK9gRb0oJNKKNYcCqq3sxx9LvrGbeY2IegRHBQHV9/J/Q2w9eIIciYIY/96ecqqxqlWCRNmSc8tUXVdVJH4Bso91pYPRAk8XkQj3S8gzxKH1Wug2aAJR2ZJN5bxfK5zBBbXuziOsfPh1caapGXzzY2P3LTQfLBsKevFVE2dwtfdrOpGru1utQaknXWGZ0hi13o8QpkxjaDJIJBGcCYVfOWxOoi1kzYLRysZS7LBRcYdI4jcIQYucKn2T90shbUm0hGPcDm4gxYUpjC6C1/bZLPw9oWTimECoAndcY9/HH9MTWVS7Unh63qsab3RYfCOxyEWjQmf4GomvRRa3YZASd4ITluyt1wfApXPdYIdzxsR3inmiRGjGfxno6RERNRmt3Agi107KQZYL7f/7sHraiWxZzNRqR1ukJFSWHASfPB7vzZlQAJpA421pcimjatYqSBLTBW9I1ath+YJ486VbZ7c8OfT1Yx3BOVsUhLeUmp4HqYX4TI86vBKWkrH6r5GGmYDwnxgWG60fDVaMoUBjrLaPLFJ2TWl/O7mHzIbgE+/OxigmvfPIJf97GmfKKM5VYDxlSZlcXxqVsWujixuHITtSdm1cgRkcePbBuHD1vraWNMSkjCeB/yWp8X6kZlmtJfGxmOt5jiw3ySe13zModCmHdS5DCearzNhvfuw/F3WOhAdmS6k2IR7iSO94emCOI6yctTyqMkcJ4jaA4+ejarcIoi2BHHkLO2W/y+OZCVrkISv9A5a1gnu4spKgAecioJ87AtX0Gp7yOV7Us2tTK3fAIlS0AdhVua/ZIf7wupfQCxwcOd2Ssdv8qLiwOviMG68Yq+oak8Ih5AIR8N6CgVp4CupdE66VkaaHgyzxgZ9WmvwCCp1fKycoM+RIkTM6m632qJrjux2jI2+PqiDcA2egqgE/e9X5qW//qVXLCWe2KKenmRx7s6JgEcDq4muSCbBlulMnst0yM623IllLNDzyoNqHAucOGdidIkuQoaD1CTgZIVYRK3HcCRSFm6BFNDYJAKFostRdkzmhs5pCkirHI2aWAxTWivoNOcPs6w+UshhKgz7EoZCrP8sdSoQbrQPXO6qmBCxiAQkFdcjbGKRPozlH3CA9fhsTjLuHzbuvIqQGqvRGilDNQDIqaCq58aH/qpFhnCR2mpRib6oqryF7DZKYEJL/AAKRCjkydLlYHRu15rHnB5wWshF76CJamTOXEqQK9ARiayGe4rLoHhDTDDt9zYkx46HQRbkLkyl39TtiaQDXjxmPMao9M7jbZwMin6PZEpwkHRHcKKna06GoGzsQqgMkOKPC0dlBJNxyLTHwNLxm0ovcx7yn5INgVjQ2JzpVTDLVxrH2PItsfJuQerr7eBMksKDuW7KJdLmITFng8jEmoalkQgyGDnFbHawB+EEGs0rCK//kSzLUggN7b0S7UFyY5e2TBK9iL7WpnKSbUB4kvo6Kzfuakq0iprgTtz8TlluS+VeKBTviEj4Uek0Kl/cMP4CK+LWDb8oivw0beqaqVSqhbnuY3Kk5+sohs1WzhIZDukWKXWi6OUiEsQKxEpk7qJm6BiZZf4UK4s+shwZywMRstKGJB21Tbha6J1W8PK+bsbgSUSoxSk7D7GIr9FsZ1GSsy4HiZJmkZGCJV8gkcN2Ly9AaDvOKqTKJbnQUI/ECnpEJf9Sb2a0wBnjBxodYyzN0j3fc9Cy8WgQTffm49p0S1vG4/7QCd3QA/EWRyCnSeACcoE+bVEcJDyeUF++yqXM/+eN5g0lz8hrnu60Pkd3RkQu1o0k36OzSs0FxSOI6glCnKhUsk+r7m9ajNGm1lB6KmoW5eqasrA6/AU9NgsrzfFdOCaKSvSGhswE52V7QMg7kGKChIvCBhIYV/RdlsxbXiVZJlGrTOq3FJHWiOdzZnOgQCeFoEuddoVuOKbkqOXZRGXbYmQd2aUp9xLeIEbB8uopQWQ49cJNeLAHcUZnpLE94VNP93QJ6woJaSDR7s4/bVPg6KgXYyxM/KtwKmlEfMKH7NG0+nPgJItHuqTGyGV1jkS6xmiFykg7GYaMgoORqEsK08hFwBRV8pOrzlHvGiwiywkVu+hpdqvyyEmyYP/1VjaxJprkSTGqK0hQ+zI1jfhQS13x5CRzPkhtNmwLiYjoKmVroFxV6/DrVgUGl0zy8mCLv2gqzLCo8ZZ0Vi/PNzKr6QZE6exNGFUmPhgsvxJqRPPL/y6rulDUQC8nWvITEv3JizTsbhYi9Vav9QIWqOpnvDiOTw8WYUHpNlbDNZQQqXjkKCXugiCHcWg0JOriINEKOEcKZmbFR9zpJZsnM6szt9xF12BFXC0y3u4mQYto4ATMXN/M2hjKFKvNQdXDCUuUjEzTuDDQsGQkQUavhgwphLDQPr9QoK5vBjtsQV/p3F5MH+cL7+pRRbPlUZsWS3jxn1a2Dlc1WkRIV0L/79R2ZJF0CMhoq5f8skxZilwsKJ8ucrmsIlIRZsqOrYNGiEzlyt/Uzp5ox0hW8mK/4wA7cGMsSfIIYn3otE4PQywNNmEfF3KJ5n8AKPdILh+xCLMasQPDNO6yqFGqdWuFLkNUhuokpvukCLWwp6SyM3CvFgwx1UnIdkazLKDur0u+7bn80KuWVF+DzWymVtH6owVRrm1rslHSLbiGBIsw1hAZblm7zlotNq9ULdbC0JnoiZI4h7JO0HWS6F5StICu0A7zsMJk7j584ieXpPuAFnXRMFXdaMekMFvZart0Vu6Ii7PSjQZnc5cmdlSFybY0trGw1+c8LBxTJvMu5niM/wsrl5fvZkLPAvan1tNxI9eCLzhQmIoKAFWpqgfdzPB2qK2KEvR3hbJHhO2uqg4iJSxN02QldmkgNWj4pizeIjVzP6qDiBRqU60NvYbNsreRpMgmIJJEBzFuwNX6xhWFEMfFTuXTCHiuCg+HorC+QjVyquLx6EJLl/PK1G16I8hSOA02ge0vGVjh6sVScgcq0e8rJik5CfNGIFDq7Ib6dDLcnKQ1y+NjZ2pq70V3EtNdAibISDPX7OW2VBPU8kZCFRGy5HBilVJhts2FeceQvioovOsrCcNOFYNg8xSDPxmU9USvjsZQoEopeWjuCLRkQVF4fLdgWFe6aFaBwynU5P+YkoIxXiTOfD7RSrhlWWYp7zovK6sEeLQjmzhXDrHwICeMxL4QlR2L7DwKd4jFUWHH6LhNQDpTtYarymKsO3NQ7pSy4OgKgSCFRvPlEnVYSN9SreJWjthu4miZkK0KSRTVKpeVADcMwMSUYraiQ7V4wUxqdO9oV/mmalJi4eJYCkm2daFEBd9Vr16Vv9YwTTEUe1OGTe8TKwl6+HgqPV0PGvE0lEeapGODSAyFBp5K99ppCydRI3ksC5FtXaCjS9VUi/ovnhIIEv92SVfNeW8VO23EmEVlfT/3jtzpNostTPHpt6oZsAqwSbsNm/7PuJhva3tNDitl7ExP+sBQOwf/eqbTJMDwg1YMbsayVjqZukzQp0hBqI0TuWNKx3nvE4vsNke/lirTAiCpU7sMiBj92lRn5+TscmNIkax7aa2veca4OUi00DrpVkzdykPgMUC80B8V6Hy/Joynl1lATFegM3NelVMwOZPFy04KdhpLWrVXu70e5dAqF6nkI2/caYUWWKyf014VGaf0kvBgbUjjGUGZyLBxFP8szW9lZGVVpzir7KUiM0d/7vTKlZxhVvAwqIwzC1qGckGtu2dphwIrCWsy9bi7c27xxmVvLrNOccFGJtzaN33EbYKQhYTd9Atvqfv68kqJB197Q125rAI1m0qF27aoU/tE8UVpVSb5/3ayHG4d07a4bpB2NoTVKqUWCeuAQErCsqggh2VZTrVib2tcHBW8xZHH5pESsw0JvPKj+6xOCDb2WBvGY9wyRM5hjyo8JYggO2ZHo9OIngT/TBbgVs6YIXKrkifBmQScNlA/t/Olsw0RhxhF1+yRxlrYxqw3h248rRS29oaIKMabrMZxHpGhHIdZK0+9GZh7/XkF/wVU1SrtVIp1bTcj+yrD63eOc3qrfnpiExDMMluQW8o23BSjf5hEjTFNbSNk+BVB8o3zTGIoFXmS5nrgDixLUsWMpK7wXi4/NZZLWYhaNXuSXver9qO2zonxwpyadVQlPLq0xYu8zksdZFzWZ//9MeTTUFQ6qbZyVHOt05blcwiFSj8dbF8LjqFyf/uOatiqAK8TVbJ004vJzUQ8l3N4glxEw6ToeNEEWk8dETfU0eQs+aQ4h67wieiWoHuU59b0wlSIV8YFeKN5d/8cex0Lfc8IfQqpdfTajwwx/wpP+GINIO1MzXlVinacyDnQFb2KyXmI2qx6WdBEsAU3cL+oFO1GWLYsYn56l3vzOL6bWG5ISx71RKMWc5DF6qTsxKVpXMgHJCJ4xeXn1dmT1mc+xtFy5JDKzBa60uJ4jWbzVq6KkK0LzSAQ7wjVWX1aQO9RDzHTr54XrZKHZhl+ak8T4goEmq40Tk/N9FwzW5H/qQNt52KHlnyVpEZHLFqpsukdCFUx8Omv+5YmSlpT3sL6jkVzqoEwZx+NCL9EE4SvGzYrKYC7b99e7lieqXgPEmw5h5BU0wNpGlcQtI08LCwKPqIIkckElG+0Z1+M/JgPbuzCqmImJ6MW9S8VwltpBEs09jZJO5OhsZNpHvZV+/YQpT7t6rbVumKovs7PSN0vKtYylaOE1J9q8R8BnG1u82rtFdO3KNBh7H7Xch3ju3mjs1NtJ0z0OxkRSr6GKPOna1QMJ/Oe1MviJdL1xbDYD7bG+VtQ9BV3DYGFPJ5e8vpssPiZy93105HYAwrx1flJy48AYsgRJEf48SM4xCBB/yQGDzZkWJAgvyMJyxlMGJFfwoMbFXLkZ7Ghw5AaHV5sSBJJQoYnByqk+PDlyYk0PQ6RCNJgQZcMIapEqVMiRJowWY6seNJiR5A3KTIM2TNpw40RC170ubHp0nIdOyIMahXiyo0Mh/xTYM8ePLVs17pNO2DfP336/v3LYfec3b18+/r9Cziw4MGECxs+jDix4sWMGzt+DDmy5Ml/LVpeV44GFcqcDTvEiJFlRIwOcYreaBFn6Jw3J0osyLXmzNdGdZosO9VlSZZZXT+EyXPg6ow/fzrNWdJgao+jpypvqFvsQZe6kyOtjdQqa6VBHYbVDvX50LHQkZt8Pl1m6ZXVWf+GTz506GeRJbWf9kiTpf78E1d2l20UVqV5t59IqWmn0UCwfYReeKL5xptvIu0UoVAKevSaefHhVxJJ8+H0kFf27ZSgd7dBp19VNFlWk24satfagk85FxKFGSUn04XpLfdVe1Th1p+EuvmnE3lGWYSgaLWxKBKIpC3XIIEaIWlSdTml5BKV6LG3G1G+ncVWWmKOGaZc+kyRV5qdrclmm26+CWeccs4p55Xl3EnFOnSuWdN+wcVkVVNdwijlTOa1FtNy0YHVk43TLdQdhTnhFBt+BXnFH0zpmehRSMNVCalRLpHWKH0KzljllOdphd9CpMUoE2ma3gjeeTV+Bd+lOVn/xeuuJgqUnq7BsYdQqCQiiuSDC/pXVKQ9cbmal5r2eGWTTJ0nX3VcytgScrhxFVVR312l6Xy+GicRlL7ahlRsKjLYWqkxPvljvSYZaZ1C2c1nVWyUYiuuab2BSBORsP3Y5Xu8blscoAEKJFFHx9HYJ3W4HWwpaoCCiiBymCL6ILMYbgRmWm+dLGZc/0xR1z96ubxnzDLPTHPNNt9MGYvlYLYODTg7ZqKWQWaI6qaNbthfqZYGiyK71xZpLoLlAskfWZLGGDHU8pl2rYr3SWjbqJGKiChVwSJqW0rPdWxio/5FFdVqIGKs0X7JxnQS3LuBhm3d907IYdVKGkhe2AZH/1jf4PAN2N5MFW3l2sArbtracEDeWh6nuC45dMG1Ub3gRzzSZ3S/Yc9EnLW21Uarbd52vDWDYSUHXOaCmsRdsVJKHOCISZc2e9hzq9rkqWCh/WzTgT8d1dofCfdS5QTO+lW4zNGOxD+YwLMWmWR2b2bLL7/8c/nmn49++uoPpvPOVJSzvmG67zbxRz+ht67VBne6Gll1a+ov8IhsUo8bCf1ktyHS9A1KGREXjoB0qbhdRCm4gRTuZHOh5NmKgOgRW7EkVaLyCCs/gfoM1WpkLZgkizpB0g6taOOlkPAoNGKzWJEC9BK9CWlGugGg80hVn9eJimCTKxh9YGWuSRkqI/9ym1YR/QYhsCSHgkH8G8ZSYjWbzMh60EMSolT4vKORMIc7gVZ3cDW6UBUPbEs7Yw87wh0oTg04zVMV2izTlb4ti1f3y87tpLUUsylJkMEzz+l4iKyG/OMBVRhAWx7ZPXuojC5qIl/8LonJTGpyk4ppX2Y2w0m/TAiHzqsJdyolKNNwi0Qf0tV76FMbvC2OdCSRId7eRhSVIEhRaMui6VhXtGxBJ1rxop/ZkGKo3OHIRxJSI9bgsy+hmCc27jrPMhu2xf/cbz0dNFveMtdDX+kqiF/bWPM8yEQJIVOd0ymmeNqJExa6xoWTgl6WoPYr5cAxc5UCUeyypq7n0HAsvTL/HIPwFtAbDaw3ewNYqvBXRucoiKHL8k0cXdgaD6nLPQCCmtpCt88VATFTKbLm7lKkkmzeaEACvRGLLtYlCVlEe5H0npjAN5eW4QVmoeypT38K1JvpDDPvC+o/IEVDdsqLdL3D0RT3xx8PnepCTpkqMqm0EOq5TlCCktQ2cRXTemJIJNepWFQftSqmzU1pfrMSiSyoo0FehI+/0WaLUOI/fhWnOaejyrx+2B1miZFb99NgMW0YwUe9yqDq+Rcb57UhV9Jug/q6jX+8ySlcEqdWAj1hKV+TxbSxxqQxSV4d52mcluhuQeGcEQoFlEsoXgulkTNgWTj6zdQQCa8moipv/8ZTIKzmNiZ5nVgNYwVa/Eh1Qr2h0jgbmC+epOpr/xgEylCWMrmwzC5o4qlRvwve8Io3Me3rGSiBqjwobstvWaWNrtrb0YxyioPQJJ3/ovPeQx1UQ/zCH6pMV1cVNiVk7UziZKkZot886L/pGXBm85bfZqKoKgS+7dNct9JwonWvn2sSl0RVJUy1sMCze2tNoBpF3bJ1c5U13kpxaJ+nRYdU47yb6K6iHs0Jtq4+qS8VNQQ9pxrvRS3skQXPeqLKAkU+eHOhBIfiIY9xyMmugxShdlW0QBkFYX+aKIS5xFsWVmq0GJrVgDJUwKzGK0nE8o5/FFYi6YTnHyvQgk1vWv+mnNqFCWoar5//DOjvZhVPOzPqHYPWJ4mR1VzYKbOX/Cqd/3xHd6rB59bWySRfNZFcOaSYbAG311HW1lWm+le5/qrfE1cWrusdykSBRBYwy2bDdGThT0jCNiZRdVOrhKIXTzQ7rkE6WKaVjaJv7cuPXe/X/lrXvUw8Rs7JBnPzJE+vytLa1bFNynGkrXPqG0vsKKpDRebsq54Smja/d3bE0ti5ClzbMa8WcQlj14wCGThp0gePHGrqBccZrnNbM5YK9uFcH5o1adZvKGC6bpiyq+e79DnQFK+4xdM31J2pw6gTscuP+JK9clAYnq6jkqJw5c6N4m/cbbQlbjdly2//c1o+t+ujWBH20il2Klezhu8DO32j296TowUNqHEKd6RSvrNoXULcNvX5qCDjK4GOG5zIPEVzIWYuQseysvUA19Z4Zu2bW0Vg6qCnLFa5jTkM5Q+pVfTXpCM4x8QOCsR8Q08iV9U54baJxwoUY98MzHSYnSbt/EdwMrvkHy+B31748Y9ysNWAzl2newnuKCASs7eLU5arB3yh0HrL7SFNT9L9U7I7P9Ie2m2Z+C4O+9jLPmbtvZNmBO1huySd8eUZHA5H2kFr2pPel1VlTNPZz622F3larivYZofr6IrKf2rL6hGjrsAWO3Xa39zyZy0FZVhKGTjqXl0MDblovDst/8he58/1YFpZT5VQghkUfoWN12GlSpdbGv0m325IWvmVXwfyID83WQQ2S8ASdWy3RjvXaHVkIdU2T7QkRaXSLCOXYXFDEpDTY5fiYnmFQgZhFxYFeUChJYg3TCfRFUMHYYODTmMVT6OGS+m3IZWSOwr4RqgDYhRxFg5XU3ARPtw1cbNHhEVohI4xaOWQJ44XVKqiHUEwEVxhF6cCZj2iQGLhDyFgBrngDy3GKn/zUqEzWiEDf2uzZqYygW1leJ1FTmgnJErESiVyaqslfroUWfBlc2gWc7cmPPj0PwJXIEGiWG5HVmqmb51mSP2XI8LmaLvUiJZnRBcVaotGZIO3df+G8m5Eg4hBQoAi83IG8j9MozBCV1L71xsDmGgl1EVQE3oJllYs4m7/90X2x4miJR46kkW79TZiSEFHEAVQKBEjuIGrZkTCMSNZuIVdGGnHIUAbYzq1g25oWG5n6GayxFnH0X7NwhKp5z3YZSY7tVOWdITjSI7l6BcZVw7i2FMPcAFp0A7pkA5mcAzxWA1S8AH9YAIeBxTZBzdlxBD+kAvpIAjv0CIwloZlR2bSJB/L4Slb54bOF2LkwmX0ZmvfZmGjg37BkVzmZyVtKDDTJTVlMyDU5nleJVD4wTch6Ce7gjBytE0KeIqT03xHpiXBdV8o5U18aGy29R1/RR2Vg23/4GdKwBZSkXUleXUiGmNwafh5+3FOOGY1wDRWw6Ui6iJ6zVNLz3M7u7VNcRRTDQlD8mQQ7PiO8TiP6dAO6OAAH4AC+fgPyBSDYkQ6ACmQBBl0pTUtANc31WhbaLUxUKdcCaI02xR427ISPQhJd6Yy28VT6miOjwmZsldetxdUG3AC9PCOx5AG8KiZ7fCOFGAACmB9WkQizdIQ/iAIZhACyriGjTNT2XNU7QEj44KQSIU6rJERwnVkoDIbskk8d4NRpAli+KJbMzF3TGZqQKJGyMFKh1NWt+lPNnJOEJQfeXU/WKUxozNDvcNkd3eKGeI0TIaX6EGKGLQp5ClpHIl0/yvoftG3nkDBWoLZKpTVElxZmkp0K05mXImjYUvBn6gCU/h1iTgmUltCnqHzYpkCT5aJmZoJj/D4ju3ADBTgAQqwgCLDO8aDmmmwmkGzL1yZgkdwJ7KyP4slgQ3mPB2ZWCNnZNYSjGjRjYnJehHHZ94VmTeKoxTXPu+jJ0HFjuhQDRIQAJfQDAvwBA6ADp7ZDvHwAfbweMJlP0vGD1nIoV2oKfYSRFlhAv4gAAjwDFXmIsYUFR5iQQxEfLPmWxQTnLLVkFHKNMcTbh1jQ84Xd4uWNbUziESnaLUIa0ajaOw3KvEBYL4za17iOiTkFXdnfmDJXprWXqx0p1LZS/dmev8a</text:p>
      <text:p text:style-name="Standard">Yz3CtDb0x1GwEodtOoNeFlERJF0uaD9th5PvB2ZNdG+N5jTLsVh02EN1NC6KkxXhdxySww8bcAHocA9COqQngABI2g7u2A5Nuhe45RNBVh/voIUdWj/WGDF2gQk9gAACoAWYMkQsZZuqUUdlQ4WFMhuMUi6QpwDYpZitV0k5qq7rKl6nsjMaZ1TsmAYgoAEOEQQJsQ8aAADtcAzogAEVwHeGmi5mk4XH0KFlVlijChL/UAEYkAYO0A/wIzsTW4Anah6JhWU8UUDz0Wz8w2BgyUcVRalKEld7xzFSsTQBNJ8GRjBi1DDdcSDdQmpJ519DE2sspjtAyRFDkiMEUoX/TROHrOo3KCgjZsNy5eFuWYqwUnZGmLgoqKJZsYWCp3WfIrlyEghwtHmXfugrTEJFdGVAfbNOJulAqQVXVONGyvGjEFCvJ7YPMbCvS/qv3UJu++YRBduh2eoupKQR+eAAaTC3Iep9YgiCp4NrBFdpYVhboCiF2zMmPpgWQShxNsqulWu5muRJlAlUDEAK6ECvSLNIAYAIaZkCCsB7Not+uIGMeRuHh1qadlEBEkAOUrAGUYA9vIMiSEF9UoGck/U6u+UoTPU3xudUCfcf+kNc4+RgzgM6xMZaVvaHs5ahhOmApEO4vHU9qRtRMlVlJEig5oZa/sMqLjY4lfc8HAIs/+XZnaM3dpLDHZJiPLXlRCYmPYAlnfgyOSCCRWN1ZYdDIYmUV0krXUlVcsdnYdFSsWslInAlEw9wmSDgA3wFeQ8QAPfQDtVQuv+gkVNhmzuxul0oeLDkgebRDw7QDhjgpOi5iheTrKXFsRNWc+knwR0rgtb1cKo3SS0TDEN4uT3sw+ZTXkUVVHBwCejACDawp4y3AXcACcfQASjglwvrcZHHey6BtyBcb8JYN0oBuxjQDg6ABVPIELzXkCN4VIwHFYTSptSSTYeavwmmdwdUYGNqROb3Zmu0KFHmQathlTJHdiOZHZiXPPQ0BLAoFZKooGkIMplzLW36hpP4N32Ivv8ykXWBuCNQVUJ9CVjIEbPzGWt+mG2R5r1S8nSHe1BUo0A1OVXh13bNRFceZH4cWzjYqX4BKl/4qyNPxSBr2wNAq8R3gAjp8MQpKMWMR8UDgrdWgDhIosWQ95bO7LfFWgGM1y5OZcbwgzzAgqe/VbxgFB6lF1HZswJ4Brn2cANz0V2v98PrzM42k4SY4TM+egHk8LkDTMVWgABpAAmlmytHpRwWAYUdQaXOOsYJMQSNUMhe6RAM+wHtQAFrAJtHwHgSrRHGbBG/SBMa7B4g+rSEgo1KZHeFqrO06WoxxcAYlErwSUap9R9I28bgMoHmextXZGlD23ctq05ioZwTaYz/gWdDyKRQYamp/hjC2jhGrZipxbRCQaRM/DUuJdsnYUti9VaAY1aQ4Et41RJQXCV+VF0dPRk4yfIkPVdQXKN+LHWbsUWgyzWWuwrBahhy/5CF6bDPook71AwSF5UQA02QFUHNv6i7K5cFDpAO/6obvIfYkKcUtiuCNRmY8YlITDVpUspwaPGDNuVIkjs+7czZnT0nnpQnRqWrnovEWjOCCjACkAC4AIscD+ABHYCZaUABJwAPkGfFIaALB5vX/KAABtABqk3PAeCkjCevmemOaMm2vmECKIAA9+COQQrFeC2IMjnVRpKDSYEwM0tXlUaMB9lsMztMFYQjmHK42Cg1/2uVLyuZydy8Lvl5hV0jJS8GtnW8ajWWgIKqZMbLwZHCOHWcR0zHWOIdS9XRbUWRFWd3hXLzptXJMcVUOCntxqO0cC0lVqVGUNejqAm4ibxEbL5Ebi5nLl1FWxLBufNa2jdy2iNwD+QgAQCrHa7dAUnaDiBwAVpQggfBAridt7vd2zEeD7J9AQOQE8iopGgJjx0aEiXQDxJgwe0ACRIABFFwumcTwoUV1dhXiwUqiGNcriaTmG9hD+awMi1To47p2WeO5o+RcZr7Uz96xId1EEdVDvhAAe3QASxgFXKNAJ6Jlscgj1egASagE3MdAiwAIsyqpO1gBvAoBRrABUOgq//kYAbEauT0Ss0DsKue6eeaCQEp8ACwWb2Y+HVUtoBTpnPn0XyqzCBfNU6XDE49lj9kBqZ5KML4bWGupjixU2ZLUU7okpvicccAdp5d64r3IzaT80WfAyN0DIeEo0Ql1VeuSmbd1rRONMjTh7AKlE6WJobJKl/gMr/nQiT7RE3uJlfApdZ6HbB+bOAmhULlx3V+dQRE7LkaEHBxLnL5QAFmAAAscBF6zucRegyALugTQehW2hA5nuhn2eiCjppnGaFoKQj+rhGYjg5GDqF5wM9T+Kl2a0z81a17Ga0wqnpjMgBcEHEvs3FpzvItzxg7ihnxOs9sqzjagZpfvAatofD/6HAFI9APBgAASdoB/aASch0C6bCa0KMIcdvzawD06DDwUFwCA2AF1OrQBeAP/lABcvEPA3AC6DCvJ5AFGvABFnwPBbAPLe051WJineg0zptIogXnN1bAmlbqCgZv/iRbLpt941bIPZdHsYUuWqO0JUYbwb5opzZGBBpne6+U0rKQqUIrX4hCwfPrIjbWZTWLSeKIrTM9hgqAKOrCVximeIyJdRg8YFb6syRCh9Y2r790tnYcObeIgQ3rDQSXGPKjbx0e9lGwV5AFf88CAJAG9NABIyAPT98OV4ACCWH0BquMCbH0nukAKfDzQT/w/fAPJmAPVmAIdd4JGqAEVqAF/yVgEJaZpCBwAvmgARgAAWlwCCOQ9qjOGqPJnLai7RVuTx7RcF++egCx79+UHP/+6TN4zuBChg0dPoQYUeJEihUtXsSYUeNGjh09fgQZUuTIh+X4mSy3rhwNKiRdWtxwAR2IHvxO2jyCxKbJHwjMQNAQhV+VD/QQNWPwj98RBSMQVTsxwKC/EO1C+Pt3JEqFD+SOPtDJ78GIe2lOWEJS7h/Xdg6yDLGp04QBCPQkKDlpsp+DNIJYmOQHNydcJEds2iSc+DDcwzrDAmb8+LDJyEst6zTML+wQxzjjarbcGC5gnIQtcz4iuPDNzIEvB179+jNqxjkNmwwbOmxqzDtB4/9OPTt3aMI5Qf/+LFqzYeO9V5s0vBl05+SeO98+Hje449qcXW+3HRryYZzOYbNG3thw8ciMvRembnw5+u2gW5OmvJQ78nKoV68/bb7PolvKO/FuQsI0+QD877wh5BMMMfs8W0y/zHojLzb9SstutQhjmsmG2kAzsKefNNDMnqIgCGADpZhyqpoFiJkqBDOuUoofrtI4pA8F9GsKEnoEGEAofvZq54MK2DGoMBMMgYAcBCzI68g34vErtv40Y0w5wHIbTL0EyTvvtQf5+UcBe9Zks003BxBInykSovMlO+/EM0899+SzTz/7RCmvdahQ68+XGAiAHEZEREynxJDY5oP/NEAQMQoNKEDnA3uCaE0JCdpCocZ0BHnHpiBiACENIpVSqxwLPgUAhcPYckAezGpsp4NnstpprHsgMMCE4ibTTsPQwoNvPQIVJHPLCblcbtjMmFMsOOQijJa67LaVcEzcZBszQdu6xCy33bxDrUBzW2sNOXbhO2487LS7acvWdpOwwt4AA1DZwHATzLQRoRuQWPOGa3QxyZwVMDbvrM2v4Q0n7nfiM6ENl7nznOVYwujaJc+0zkgT1+MJdSKN3MxEvndEz7686bSRTVPOuC0h83C68hg07gGZFn0P29QinbSmEnrA9IMqSOPH02PegMagd0I4JgQWLEMVHQGqUAqJ/3+QeDXXfoKwKR++MLAnZH86yTXUyR5IARJgheW23i6/o41Y17Kddrfc0oTHnsAHF7zwwNeME6F/mKjTUMcfhzxyySenXCTb0ipnpZYq72iDO8gB6jrfbKoAg3ZA0ACJmOgBIYaTclJLgWYQAcEHNKm60QqvGWhmppqY9hUo0EpPw4F+ClVKA0bIueCBHNXix2x6omos5gCXc0y+7Jj9mMvCDLxsNApz844yMCXjGbMuM4MuWQszDi1AjeP/jGD1ZaZ/OJwdJLhR47qLH8wClq9iMah8MVvZZ8qls/G9LC7uwVe69tYb7PRHMuZRj/+SQ6CTDGsn6xtQuKDlmuwdhv+DJSRTclaDr++5j4J7Cw/2SEQv1wCmfw1iTMS+FbGcMRBk4zJT9awzOg560CY+A13qhgiv0p3OB0eISRoo0AP/xG52tbtdCNJwFbXEpBq109AR4PYrFGVuL+RoRSaEApcoiAAE6LhAUv6lFLOhg3qWCRSZXChE/AzRNwFbYJrcNMg1wWMA9hDIFBSnOIVwzpGPhGQkJTlJilzuCINSCSVhEoCi6aZCR/AHAorXD35YAAHtAIA/fGMYTBTgHtUYgUCoUjWsHMFEVguUUhRQgDwcogAKMEwTHZAPpcDlAc1gnQ2iYJt/mMRsacBABfI4GprlB0B4Q6CjcsOvk3nyfzv/q5Bv/JYwT8qwh+0xYViyJ0Jt8id+94uPu8RXnsu064Am1Nl+Pji6hYVMQO0C2Hys5SjmwOs52YHZPslHQZrtjTgEWs8K71YyR01sMl0KKMMohCCNie+FkbGZ+Hg2QzJFSIQQih92HDYcdU5wPpLBJ7OkpRrYaE90RCwTSr9nUfgMAUQ0keE1+WEFUTpgDUMwZTv84huTtBIR94jlP6hiFayUUpRXOUlhdFmAQyCiAPtAkzyk0A4J/CAKQ2iEGJsBCUpxyiZfO9LZpDlC8UnQPlrS23GwIzJ/As5wfz0cm25wEEY2TpOHRWxiFbtYjQQqc5pj7ENWh7p9au9IHUAl/xCGMLU0kMMMx0hDO9Lx2XSU9h5f5QdVtugPkxAgF501QxqO8dnPtqMdaYDACDABF2H2QylCiWI7aCtb0Ra3HdHE53Asex2UIZRM3+zmTMVEwuawy0AYPVlrKvOlvnmmo/Qyznc1WJmCTqihEWvYgi5qnwixjzwXsqh+PAgvZ+UwOTz8pHsKBK3y0otfnVEfc1+Kv3fFsIPVMXAY32tQ9R4HTCy7yUS7lUCbIYhbOiVRRQkc4X79x7616eldO+RDv51pWbEZ017rKcTwMMZn6ABat0KGAgCgkgBBmNpthQtaXaTjGKVNxz3wwIXUhmBUViBCagVh2+Kmox2zDW078v8wgh/9A0mtwItrGLAHdJjBx1F28o/TQQ7kZiiD0QoQivUbpjFRKEwmESQh2US4KgxWkQZRnDoiu2c+99nPlUtW5gaFvD57LkTmCkx0SiACCBx3AEjoBwV6DOYnR7kdXv3RLBHAAqWswQGfDS1oQxtaJwtZIDr6QDqMtxAdtYIcoiVubKHcDnRE81s0vR90QIrP8dx6lWtup4BeM63frK+5MU2YDcmTn4qar0xME87oRLws/M2H2UDcKYIaWh+Mqcu8+BsRhibYvf3uq9rUQeFxHqQhmhH7hfdT2GugPU8LlelhGZahyVQDwNswC8ENwtAC/Ukt99XQMuEdsGyqi2j/5ZKPhniU337lq0Bs8RfRAkoXSm8SE9DV5FlbKoEHIGAGO1RgHZ4eLWht62RLe3W3Uw3BO5SyF1k3OdSiPURU/yEPCpC1AkcwiC1bUekdyzYNsW0HPVoxV4LdcKDbE9C3OLjwjfqVcIRr0yHjVJB/cL2RfwZ72MU+do84NnMsAbvPJpW69mrGJAM4AT1y/oAoPAMAaeiEBvyxd39Y4R3vYIE/evGjIt+oVEcgQAek5IPA890fjbeA85RSgU8Z9R9n5ccABNAOChSg730HfOADP4ASQNwzlSlYwtr8YJ6K+EA1vfdJQcrC/6HwQgMkFgcLVuKIySdnKyShXo3FLZY6/7S8fiP2hNis/GOzmdzAZ2H15lXQApeJnO1TjAIlXvBvJ+hb0hboAmnaLwO1VJx1g5a9KppiFJZr3dqXMcn82O2JpzTFEe7Nw7bZJf3nE5/dBTgi2imWwjWcQBRyoKzwQRC4Q4ecU4AhoLF26AQf6AW/2zsWADzBewC4oIp0wCp+UATFQwAfcLwL7DsLUICF2Ato+rm4GIBESAMp8DwLDL0LtAQT2B8HyaAK8iP4uhDt4ig0URM5uzp7gJOBKKx/+DqyY8ImdEKyu5yUoIJM+rPJcp16QZMcyYee6wBZKTKlUiUFyowoIJsioyWbsIJOwDuseJGUUIqvgZ0jIB4HwP8CoMuJBwgAdBAezSDD02gmC8M/9DgTlDEi6nsP0/NB6iAX5UizkpohiKI4T8oj9grA6Lgb9VIQ6dCYefGfCAmUiNIYeNEvphFFavOueNIfPQLC5tg3itEwews/hEMYZQsObqsegjEQdjkwLvFBGWtE5DsN9Xoz9MgQEDoXXnQo1lANclPGigqT8rKvYNM4SDS3YqGnWiw3fKs27XpFS3ouC9mAADiG2hnGoIseLvTCHLsKJAAT+uGHqbmRMCSq1TKInViHN0QZk5AHB6AH5MocfkCUathDj4ELOIwNarQp/eKvavEgu2oUq/srOUscPDOsJ7TIi8RITbIkQdOzP3v/MdRZKddggSVDhwAAi6H4gHaQgrfQELUAuhzBnRCwApuwBz8gBwrIB/2Aq69BCdihPHqggDXQjrmAgGpIAQVos4LUjH+4x+17p297vdVrIMWQl2X8j4OMp0AJwGEzKWlbs0WEN/daoOaixnyCIPhyOOvDF3fRDoWkvc4YIOlImRCrKfZ6rmNEjqssp11bN5ApP2KxJuujOuyyS/hpDu9SNx9CF69srv6RuuBLxARCNG5TmejbkFW0mHybL+r6DulgIF2zDuxqId2ArrqKjw04gRDZNptggaooyZMkCs57CwWCnno0Q6xCAnhISSnIh8z4Q1bRtixwADKrgD88giSg/4t7OEpjyQqvgZ7HxBDe4CD5O5hsZKouiTM3KcLAOUJ98LqKzMjwFM/xNBTHUgk3rEKZIMelfEN+aM3QQoCq+oe5yAMZIQbJeMPbkCotwk361BqpeEg02ZsgYAucFJ9/QIE3MAMAuJoshKssdCn4spdug8thq59j8ScH0yOXgri01Kvr0lBLnJhvIcsCjE4OyS+BkjjfO7gDa74BrLjsMQ3giLD/czAAwRldlD+IgpfSSDfy6j7J7ES8sh7qOh8TWkRMVK7kKMCR6q+HuzeHOshD/EEmRT7Uqw+mycRFhBlnbMmog6HqgEyJmy73kjFIXLYNItMHuAMYs4GwaJJ/GP+CkYRP+bwBA3iKGaGg9oQzmAtD+iSHGcmRt0ITxmgmFHAAsqKSm/iHZ7gCVGKBgrRNCPWnFDvE5Kq3KoUviKvMf9iHIpQzxEFCilRC8jTVU0XVlzA7KkA7j5QJCPC4giyHAQgACNCFY2DQt5LT1jwGPugDOKAMtbCHFPCAB3xHqsGRk2CBXDCDQ0iBB7DDtwsAD+ACrwFIUsAtQ+CC3xyAC4BP3UEruBgEDwgAeMDUizmzTbRQb4k/7MGOdw2x7lnM/VK291ulBvmO1GtRFeIQNjMQrayOaso96ytSpoGvIQhMfKpUVlRRYSMZm6IWblk38EEMWlzMYwtCm1LTA+P/pqBKEHXqr3azMNAkjSxVDvhJjxPCNhAqzIiKrwAMI3YFqDSbH4h1KGc5TKt8jYWRMO4KuPDpUdagDuhAlFFABR/AzlmtVTOAVF09gpFMB18F1jmyhz4wgEGAi9b0QKxIi2U9Bjc4SjQph8KoWhHYB+jBnS5sJjiLCdtCAN3hh9Ljh30gV3jwxu46uHjdm4cRmA3RMHHLzkICLME5pMHShyRcwlRV3MVlXIkwu0FLu1eVgACgXAEIgVShh9uakuXoGhNwo9BygAvIBxQoAAR4qliyCT/FCRMQuduigAvoBxQwgBBAh9ParaXggtaFgEuwgRGQB5t4B0FwMkaQABFg/wEN+ABUYMGCuTWH8T/9u5swdcvqUcgiGjZtgbbxUCf/MC9CnA5PpKnsMFMQ27Bt8sUtMbfiKKGSHRkSmcQAShgC6aO99bZcK9L32VTx/dJFzFRwuy+6UtjxuExABELzXUsD665r+q8EypAKayiX8UYd/Jg2O9gvma92W7+XbVHnVdHsrdF8nY6RQowwoV+CaoFLQAdEmNxm6AMBEATMbQcpgVtrRYJFS5W2EF0UMIROOARful3VtYmQY4RRiIfXxYJnmN1qELLbzbyuSAMA8AAPGAELyFoAcDIIwAANOF4/aLQyCz4NCRewFMB06tcB2xKIDFU2SSTEbdw2duM2Nv87yHJVdDAuJmMyECgA5xEiTzWAG0a6KJui0ttPquIST/UAEPCsL6stCtAAExDQIwgbJmMEEfAOGkOHUagt0QoypKCBHDG2emKo+MJCgH0pHLUvnakPFDuQZRyWHkoul0Ez9MuP79sb7eXKD8ZXjHuvCUI9Mo1eUeTgETK4eaJl2Ri34ZAp06Mu+2KQ4Iu9fSXf6ko2XuaQj0U4efnYCVNE10vKGzWWcKuwbc4pqPNbTjTTWl5R5+geEYW+lpEQLb1MZwTShIvnDT5AlbMtSzudAkiK/kGTfejjeIAy0PIsRhZkotra1eBjENBklXMyRnbksf2HfJACh8YRnXAtOi7/rZo7Cgbo5NHp2wXbRPPbxe9rR+wcwsEtwu7kuiR845eGafEMNJWYQrBrWyfDaVoDAQyIAcIDzj88DHi4AER+snvogALYgMnQWlKhHy04gRtuB6NGaujpEiUQAEQ4hlz5XZ5UAAPgR9C6Bwo4AX9oBBogG/pyKRDbNnHx0HqbIQXDoYbNNglrqPNRsQkWNg9LFpb1qCodYIQB47o8D2De1/X4PuCgS9+rMPeCNhoK52Wcj1bMvx5VXzO70HdZV4xJSG/zpnFaSybdlgbzRHravmu+xcom04OrbEhEX9GONnG6F70iqewjjnqSoIU6zBNiPvrlxOqEIgHwrKx2Mlqj/wCeVoAgCIJBNU6dgIendgPbkuoN+JJ3qLFUIkh7eGomi+7aNIkSwAcAoON7UBKXZAqvRocxQwexJmuztp7/ep+Q0bDgcBZNfI7yMwy/SuM2WWOD+M6Y9u//bsLHXQmw880UWqV/3Bs5/ZpJRRj5aM/oAIyFaBVHrEeXfKv7tgw5FdMXSYuFfT3/SkbeEKf2SL6gHWy0HKjFZl5AOtlnOUsxjZcQJmPKRLNJVL90JW3/M9g22+X769lmEamQllJ+VVFtiZmSzbiS8Z/JfET97cpyhlLZwMVYbDYNzSEIoh+Ushb4vaDzaBfgg+XaW6XyAOcIWczu6fJLnSjqs1FnDP8iGfI1Zks0nMgKJhmOMkSJdTgCEr68N/yts26WpWgmDo+ZhXBOA0eTtMiRyztyAVVIAX2dfeqm02Df+63GV5wYr1GT7QQsrRvVUgV1ABf1UeezKJRCQuMzvNIhIkeY6xHSEq/U6DXw+0jTVidhDEFYFaIZhywX9TpRtAwgfxOoXavmJ19xxNTsdRGf+TaZbM4pE68QZlcxGQUn3HPRnUHZGEevvNHQeF7nAZqXF2ox+LbsByopXfPSUyRfimEPDSKo4JM/lk20FboXCf3gw5Zx8h3Ey85XAIMuDMMgvkJz8EJRNncfmhnN+9uPCtuoH/Kk1cxBIQonh1dYwnynXtb/r8A2PkTn4Fe8trrWHvXN3z6KICHMbzcxXDYm9ZVn+cMKtLPbHD8zdw49FpGi5wzrqBKSb2GzpHTZIWLpjua6UhrK5faxbYtK5v0AuOzz2WZW9iOlV2M+TJxNpy0X6fDN2xxXl8tpYALaYKgDPoMdOPSJGRCTxdOznvhGt9nwUVhszGoPDx6UPyknqQXJYFVMvZsiRhK1LAJBMSB8Fu1pZuh6oS9WUQau9IjNllMk7YFCeAybsM5U2HerbRHyD1bUS66XeOBYdjKP7GabUfUImkxF6xXLV/lwbxG1H/ArWUHEqWXeRe1yvn8YBHjg9CKss0/nuo5s+d73/coxz3Ko/+k/y6bwU4y0LJlPhD+nHx/oEqK7WfWNste2jK6UYfsH820Ojb12uSaRBSJrvHZzn7ohF8UCqtB4Wet3fmC3HtnvfZn5Sh9qkm0sP2U</text:p>
      <text:p text:style-name="Standard">yhnJk1D3IhpgO8Wt0VkuAGMIPCb+CBssJ5HeE4JGCAhsSJKiQYMKG5fghRAJRYUGNHBsOYShQIr+HCS9mLKlwJEiPHktSXBmRo0SIDQcOZPlxZE6cCwtenIgTo0GhEnnyJFrQYtGgHn8a1EgS4cCbIZfyvGizqEqOHbmqvPgwJtikRRlW7XgTY0K0a4cu/Zow5EagcymSlPj0aFChI3XyjPj24FWoSv89GGBvMePGjBXv+/+nT9+/f+cqX66seTPnzp4/gw4tejTp0qZPo06tejXr1q5fw44tu/PCheXKrStHZTbv0ktrdjwZ9+dTnAl9fpx5s2XXtrVXVkVyXClRvAaP0P0KEuhB7mtrXxWKXfxemjR/FgYe8TharEUXsh/r3Cv7tw/Vek0bXmBfjk5ValSRSuNVd9xP28X1lX9D9VVXgGRJZ95NykXY31UNUtfXRe0dp9V1bIHIHUt6fWQcd2S9FxN21nGHlVQKdvWbXFF11yJw+iEX4II91SRgTdaN5eJwOiXnkFL8dRWUcBZS5xBDM+WHllQj4iiWSy2eN2VateloGEkx9ieYjlRF+FNfaFH/1eJyxcFkJGEKOriTeShxdSBJR/yjgD3w7Nknn3/2OUBkU+RQGWX/qNOboosy2qijj0IaqaSSSnXEbevQsNukvTVnYn4behVhVNtZ2RV6yqX1EoBp/WZYmveBOupXqopVFF0kCqXglznOZRCR1Y13k1br4UQQhh7mNaFSHlaVXqgwTdjQgWpNdd6sQz3J1ZlZ9TSsrcsit5G4M0I7oI8ratvrq3HN9CK1PXH10p06qohltEQJlxeWULaa65VYekigvNJWOB+8cOUHFarwfWjijzwKa+K0uL70K5JeTgwdw2X2Sp3BA49amIFRTUfSEFoh6S580rL3HsLFiToUcUZa/0fwc/hBJW2xO3e8IYHy8fPPIHw6VjRjgx5aqGWbMt20009DHbXUs3FpKRW4Td2asVu+qOpf0cpLI7UjjysRnVFCBbRPd17MUlt/UftWmj1OBBJ4bgrls6xu8mvktO/SyJR3SQnWoZPQ6dWWhL7GZPJTY32HJKv5iW1XkwPmJCVH2VUnq5gun40wd7UGe52o9wEbeJsGzqRhuRCbXiKI452NVM4lKWmecnAfjN/rHpaaO7PhGVWi4DGSm3NMKPs7YVIVnT75l0HNnOG+8/E3HYPRrQm5vglCd61SXLo3d4x7VVQYUXWRjC+PbZauc1C16voeYgNoAaj+fdojqGSHBv8DM1kbIAELaMADIpA0dMINbhKVQNJ8B2HMoR5yAAS5uqUoc6saglWC475Vucxs2IKRmhoGIIYNCUqEA9aNrAUtwWzOSmX7Gb4QhELgcLAr7clWcXSGLnRlZzmSG6EHq0WlSj0ubOCZiYDu0pQPnekt5PvWsG4mvq1Br3g0yZ7vohOXk2hPVBu5ClK+5yuZIYd4xSsdqj7lMVV1sIJqhJ/HTgWv7NApYpZTkFlyyCqCUWcrTrJZjXKFnusEkWaxQ9ZxzJI2DMLHOlsLFlnACBcUMitmFNTXilCoOvGMkHjT6xf5/oEJohmNMUSLjD6UdigHPjCWspwlLWupmgXi5mr/tvRMs5Z3sI1IiUi5ExWoCLQc3WGpRcDr3Fou6D0Zde1v3YESIHVmQjKh631Rqo/vnFMtnn3oQdgCJupoxEQz/qdvpNPY+siyHQSZZXIjU0rr+gU3iiCIfm5zV4wuBKvwqcwt4VkLyDr4r9F5hXrtEdxzlrggtKTHMNsp3JwmN8ixwRAiOpHhjPpDQenZymSyYmjXNkfNIoJti4fb4CE7RyO93Y53tyNTrhRpLYLCSYT4aRCJaCW20mmvaovzoA3x+UYLGgkxVRjA/gC1GMXc4B9TOFRmMrPLq2I1q1qNGi7Lkamt/gMscQSVSeCFITT2ZDxXipXOniQwZTUyJ3YC/6G58CYwudKNnLPiYsymdx+Nrk96Vtla7LyTt94dz5ob4mCXguQViWrsRfnamQddCiWFovBWXjTsWpR0I2W5D1VfgkoxxZaUBjVyXqziKx1F4rEc6dAwIVJcXZzIley1kY98u9W9QpiUt4DsieYrKIg84rOjQMi3w4lQmZDbPTiFK4PQ8VDJZIJWhcbonSrzHV5sxhOFAVdALJPnRAKDk9ChlIwEneIjPxqqhvxjH/bQQir9tBhWJk2AYN0vf/vr39QscB1XWwdYO1nPx+JKkItt3ln2xteyasdv3HuWDYmSzroNNLYjLCqB+tPQNpnTPtub6KfcBq8WarG8LKpcgv+BZMeh3KdiJfqr6eTXPnZFcI9tOt3DXnQ8mMVlwbcrUyAdd95p9oqfoEzuSlsqY5rOSlkdrrGPG/agaro1XoMlzsiOa7CTffCLfkNRX7o8UmgZjiweXu1oU6fBgPIxy79l5kq3hiugpYlAeBOzDlFH1i9VCC4UbGazzBM7VSHSRkYhzlry1FT+NcZ/U60ME/T730tjOtP7xSWmNKVVNKZ5QP8aY+Bi3NCKAVpXEbvKlwIzWBL+cVc+9tqRslVId9UssKQanyLDliYXhijQX6QfKMHMFB+6s4KB/U+cpGPn6DhRpjD0oiavyy76HCzGJjXVjER1lDq2p5sy+g5hK7j/zFwRScmYPSN4k5lFGJbMYGrJjiPfHVc3xutEh12V6wp0a/WVe65GUVyWzoi7D6nNW6RG3263BMUdybpY5Dtuqtr6WpdQMshvyvVJ2ZoTlJhXRHh7W9D0lMr92QO/hrK0plvu8pcfsKu63KpK3UXwMYNpc8VKsiIZuiMyQlFyHVw3VdSaPlonbnyaOx793grjdjWYudb0SKgL+TdnU6fc0nNitTVX5ho115oRbNmHxNUxP5e969t+b7nVR+3SYfA/IN5I0cNzJoj1ijmVxe5WoGfQuyhPQaU6JIkrhSW6hLFIqXqvF2tVKcd+N8pNmc69hsg+HUvJmAP31fwyyK+W/+YItGvTY6Bt284PD6ZTNVLfRgsLURTFerl5B7qWdV6jPL7E0fZFZaRTLlWlKc2qMB8+8YsvqQB71dNZ/aN79tJJs5pTdjlLt5CIKaNYhTLV9cMxiTpvzcpC1OD69rCBYEVjp/COvL8e5mP3JvJpo/V2dd3xO3WbLVYbFlQ7/Eo6hUX7NQPckbTPlcQR/4GF86Fb5ZAWO53FzFiEcLhJmd3f9mCQe2iMvO3M98GJKFmYoVne60ScQTXfq3VWiODL6/lKTNHP40DfUawJaNmcnKjHeIWM4l1S/YSf6pHRlWULyEWYTr3JviSU9ViO9V2SW8nLiPTW3uWJ0TyaPUSVPv9MgX4Jn/FZ4RViYWtwyaVQAYFt1V2JFotJmXRYHDXxC/N81k+5iM5cTHHkECD1B5951oRhEKuZiQC2ih3iilzciZoMzA7dFWB1l4k5nE4IokrFyks020Q5z3LRyH2Y2M1Q3Z4J2j3hBwSem3UZF9ogHt8wzrH9EcG9yJrBSzO1neYYltiUFNQNDI2JCRcpD6E1B62YBRnKRCPy0BCaFIKo2vuwF9b9YOSlCDBFmB9JzsIQjx6CoSVtjA/pzgKKjmqJH1yF1HoZiVMQWpqYD+O5ipsYziDBzUfpnlOlUhVEYX4tTRaq4zqyI2h01VfR3JZoG8McTyBVVrBE3iNpDrH/FN2KCdsAGgeEgJkdegq2iRT4IMgEXtMuItjcjVPLAFMj7sih4SJz6JG2Nc+3NV0S6pt8KMvdSUySNF4F8hpouc50/FpFOtbb3aJuvQ+bNEepvJs0cQ6a0Ez8cBuNvV9AZhcnOU5EZt58ZJKt6FGRNA5ciAkNAttvsM7lVZTjuYdaSVwaIVMFxhGb4FSC7CDmyEhynNpcgFd31Q1HOpdDTFCDhRCOUAT7aV0cgo9xCA3vPRo8QIZUHUqlpWM76uVeYmGlMFAXghXVJVgWhYWoCdOGsRRs5dBKxowVjY5wjMvlZNJkqQ82ndOIKdNUCqMKXRuEqSW2YVd3YIjbFWOP/7ELJHqHepxZONUeKYWN1tmeL7ZOkNSil/hbVTbJq+FMuX2dWI7WqC0Sjnnj2vAkM52T0/2Nx/0aYwEb++zKdyEJ9tkR6iCbHzHOZonIrgAgnXBIMWagnFRUvRxluygLP5ZE9WQMiyDFGX1Tk4CkMHoLfvThJFHJeKGYW4hmvszMQCpEE5JjKvnPZFTGFOYlXxrogbbcFjIQDYBVTjGHkRXSs4haXdwdqRHnjsgWel0P+0zR65CboSVMYIUWRCIONOHjs4niR5boJrWkJVZUeQIWU3BgmB0IkngTPRoeXp2d7DymxAmIqZDodF0jttXUO+2TzMhYYUmlJDJFtUznNP9NkzQtzrdZYG8tnbmM0sMUpiV1IArWiZawCoqOEucMnZsIVS+JjiXCaKiEBxN9yyOtTzk1lsuUj+r8lU1u10mWl4iYXatVoEJy0+GoZh5JXMyE5EoGhe6p0u7xz6AAH8shaKRKKljJnBdqFbL0HCRlHZeV6BnlTrRckGLu1HQg3lRQHnOBpWqBqWt9juJQnlpGHuy1ECGRVnXlh8iY0Vyl1nmaULLF59iQkGGQHVjm27OVXgOOCmExG70gTJjohEh8TlcC0rXok7KJm3XxjU2IEe0lK9zU6FjqWw3OInStk5q539exD8jBXhRFYL+E6ZEdztchVnn9Dd2hDrHc1IT/uY5tQpvYcKdLpdUL8UoG7WqEsWZdbMyb8lsySV1X7igvTgsxalxHNCGk1ZekHQqBVuGkcmzHzlLV5AY8fhqxhg1d8aeocc0QAQvZBda5ZKuzFCmYronppE/ZRdd8aKuwhtu8IRRQcqCe+WBxZeWpWWCWdQ42PQuVMpbcMKVPRBR5HFnANExY0geiCRpYlAj9NB1soY2pmkjRxQ0PPd934VDASVfEEBtNIsxvgelIYpChuhYRth04xWHONu0J3Rg3AW2CuAtmAePi7Wyhzey4Zuuq0KOEwWQ/VSD2rR2GXZ/GqVUzphVwOFRulZnU3hEBQp0+GiJbaGTJodJcHs3//1Chx5ru6SYQLnVhORQYdsbpj2SoIeWUjmEmVCoZQSob6Wjnd3rU9iRXwxbkkC7aJF4c3OWhAebcS2lbOIpqH8bZjC3eReHtlILfraaXCv0djnWiNqbM6oQpwk4umkmYcPIsnUol1zIazW6Wq93koCIHTP1SbsKIfkrebDFiD62NMMrUu/rRcZ3vJBKWY8lWPebQWn6Qrc2V4JRsBOHaq+mN3L2q/k3k5z2P6OAhe6oOHIrktbwE30VXoSniSnVlQVQs7xUNXUKhXZYu6rJwC3OVhTWQpWbVKKUtlTrmos0ZsCpMdnkqr8HWCq4hwn0tuz0M89BT5IqTvfRajZSn5P/Im7x1ySdZLeYkUbks4IV0x8Sk2w3Znn3+CsIGSbbsJ9bm2/RaqLdoT5gUT1/hFBCd1Lh4a7+6T8QabtPqiAcmDzWxGiTCURwfjHQ+4s6OkWoSYIpBrGBaL9001x1ho/Yc3p6GErZxKroil/gRmf/uB5tKGLrAbquQIQ0vG8pGT5Ww0zeCX/pdWOaF3RCYUugyamOonGRAqgvTci03CqfdRoHRWwMW8U1mctp98belVHb8rlSWDMski/rUFgTfVgXl2Psejt0VCfsCF3dR33DF6eSIhf6BlpegpjRCIN++qkVu7hEz2Y3A0WEtkBWrimgRGhJmEalFTEtMa3JKDBb/4zHl9FSslqI5BQmyPFI2qWi4UpgCnmD4AJbPvJskM9dOkOdRhu205gXaAQy+uM4owV206pk2bcVztPOePczhdo7bsd+ePR9afmDFwQjFHFIUH1NisZOhYsv9mHBjAIqkPWqB2vJO83Rs+OVtnAPrxqPgJQyp+iS4ogg9j1u4BRezDAcdzouenZReaDCY7SP+3bENo6KneHE2ox83Gk5ChhTyTJQAf7RNIs79xhqXXSmIBiIkFUx2lsXeeBsbhin1xc56pm9fhXO2UZa0ThZ1JaTZQZPO5RjxeLSJKmn3nuUDbphGU+lZaZasIDblTGx1nd8IC6D26S6/smARiuiw/7Dslb0tjqbxEYormighoHXSEGlJHK6yf7jszpTUxuXxcyREfC3GEzoG0gxoZcBSTwv3cKfGFuaGblBqYKHqQ89zYZVVbXN1Q/tRVg/pipmYGrMgkcVRNyubXbtFwLlWP/519CVIej5yULbHv+piXEltJS9wzQpzgzEH9PDzKMdLU0qzvJWKjLEJ1UnUd1tgFznelKEemOJz1WJm8yWg2OIfDaLiXOjuJWWYCHPlrWqpCHGOu4aaP7lUfSqOGL3JgO/pVfqN+Y0TXatsy1ptXb9lh560JJrHzSGUI6/WbUV45dSUFXcKlMH1BWuFop6wn9SlgKbjxhL3kSN5Z3CayP8uH1K13zt/Is9NzrFRyaEBFImdZycfoOZR4Hq06uJgcUP7BffpUJ0MIZ2Y+DdhZGk1prUyJwB3aCZ/VHmUc/chuLayDq+qqN505AhTl/yeyJpG3kBJo+EpGdRGXU9qS/zeHZRNS3yCL20zYnSalmwTJ9Zpq7+J5eFenp05EWod4JCaoq7xpCN3s7IOYd+IB2ma5POgYL+5mkhl0/vQ9+I49vmcaUOHDhwlUdooGRCmpur5a1SUsH2lUlRNWpEn+bIzu2ZUanIr3c7BDoxPkjnbVplipJPG7AkZHrcschcn+vlCbJHB2BPZDLHETF/X4eLpWWQWk5dPH1oJiQ8rMub/CJGlS69FsRWJDEY4l2DRru2C/RqRUR/BmB6xHZ1tji3jIWG7ihSx1VRcoRDDrJOyYbStGey9hg/5ktB6gCIVu5EIEerdVdm1DO6/3jEGx6+BlTkftqwjRroxyqNDSLBVRug+IqvVxjFwqaiLcqWMxqJWRy2vLg8rn1KQ7485kq4s63SzO31PIx+TYxVK8plEm7ECsuzMkLzmbSP5/Oi1s2aQMJotUiiDTbTTgsuNmWlXXrRUtqLTsqoQU07sShLffutUv+Qfv9Qnyj29DKRL2Ggrwhu4mpCInuHmqckxY/xFQeS0GWoBk5vK8hMn7zCsbV763rrhAtyztrHUXQwk/8VHt1Akzg2nYTX+c48walpY546lI8Ua5I1QcgElvJ74U3/bKSLzBSLaa18bRb1OPDUpp8qMXm+WiKW3QfwDDuy2xTpGXSb7Kz199Av3TwuYUH9a0C4y5UKgHZoEVRP+3jItRt+bBGOXsVDfF++cLGIP5ibz7OgrOPlfppZvjv9IrHtRlYOSvWZq7kfQMSkdQBzhN3BIuYH8kPAzOCQhEoEDHR7kdyThQ4kVhxx8GDFhRooCGz7MGFEgRYInBxpMiVDhRH4ZWX6MeNAhR5QeJ9qkSRHnSosLE7r02TKjwXIjhZqEiQQmS5UgB5qMypLgzKAWgzKtOlRo0IVRtQadyP9wZUSkLUHClMozKtmGVA+qfClWosCvCI+ovXoVLcSSL102/QkYqsGwefGelPsWYmOIBQHnbPx3o9S5LmWinJrYZMXJJ7UadtkxLr9/CuzBs7dadevUrwfs+6cvx79/52zjtr2bd2/fv4EHFz6ceHHjx5EnV76ceXPnz6FHlz7dt8xy19epo77duMTNnjvHFGsQMWOpWtt6BRz6YNH2b1U+FRpzrOO/M/NebVoT78ymLB3yyCqaJDpLIAHhaommopai6iMEMWvvJMsYBGskxD7riDGE3COLrPcAW6ykpSxiaDC6anoQQAArcwwnpPwLagioTJLrKI3OIg8mpG4sMSf/kMIjLMX/ElKJrLskC1Azi/xaTyOr/gIQQQjtmoopqDyLzMbGQhKKR42I2gvE+ch6aLHSwIvwRvV+NPEtpLB8csrHoHJLvLkOXCkytcBMrCIlqwx0ptKmgvHCJ+/zrsyaOuRwtMDe2uglGvsD7LTVXsNUU01lm0If25jIjbtRSS3V1FNRTVXVVVc1SqF1sGN1VEdFw9IjnDC6aCqpelpzvixpHZNJuTyM8TMPF0RTz54qdbVBGa2sssyUYJKrvNIeYvKvD8VCyk3JENW1rgxRyhY/qp7iD6oft1LQXUcxM3HPJqM0kc/w0rwsyUfNbEo0cFcMjEuTLLPoWs1SlFDg/0rre4s/9nYaC9o6O8KKQLbCiiwwtlzVs748NSQTLs/0I/kl+bK80l1bWbrXSftwTQssDCWSj740TXZqMvWKjOnQZ9dr6lAbj5zvK/Qihdgyx757OdGnNd7oH0xcY+21qmOb7dN/phBV1q/BDlvssckuezpXsVNnHbOdMxM0xCT1WedHSQsv7p4LYxZlhbylD0Qgd+4rMSHBJU1jbDHrGb0Q/WqwLJeObimkhj50m7zBJZOJRLMeBqs+Vw2H8VeNPUNWzJzcc/tDqjiSFGIu+ZyxZb7SxJVIlEjrcd9tG2Mw5IhqBXbNIK2li3e3TxZ2RT7Fg7vcaCX3jq6jzyK5MP/6FqJ02pwN16pOvvHi809HSXoxq3GJ0vkuvAlrWWKBDT6d5tVZrM/owav9j06xWm9fz6fkVaUu/cUwIxHdgRTnnn88oAoDsNqmHigb2oDKa2yz4AUxmEENbnA4KbpOOWDFQeMMalDoipeDLuM8+iAwQjvajM7ghL6utORypZvPYxR0vgm17k9s2cp/qrUyxwCPdOvJk//EN6+bGVAzSMJPhfRVF8WNKFhAopJPoCU99yAubuHzXOaCeD6CdYmJlPNclQRnMb2sKEreuVx7aIQsIW7pQm/KikielMcIRe97OuvcgCaVMBVh7iNNeiGvULg6GxKwcC/0DrjWIr2ACSr/hn0yov3stK+/FcmFZpkbDXvCs/T5hS6JuVG42lIWPLYLXi+SUs0KxcI+BeUf+6ja1TJlDwfegGtb041uRBhMYQ6TmMVcDtpgpY5yGPM3l8kfSZDmoEix7j5nmZ1kgHJDm0CmI4Y54sUuQ7lC1gwn+end6IIoosNcpDPMgqXsZnieQ0FTQZGLH8BGuaHByYRm4hKZDt1TSve4Km7E0hBi7rKWaPKqJIvDI//umc+tsI9RqVRKikgIvpIRCE35M+SkZhZORBqUQ2JhS4v6SUVP0qWTXRnphYrFOE0GakXdU1MdwxQXtRTtcg2lil5YKJrtBQxy7evY0voDsvtJ8ook/9JSXxZXwKoEyUn8KaqexAhUPZr0YSO6FKZUs6mqSXBrtbkNM9GaVrWu1WxoA2E5gKnWM6LIX2vsypQMxy6CjWwn8rLfF7eyEB2hUFIDBZpeWRQzWE5FJUqaEAw7VlOXCkUu9uHr9Sazxb4IyHUS6hlkEOrHCC2tQpXdU/nIxyQ34ghxJuOqSNnFMKWCjIqHa2SClnKrPI7nqlEjVMYqyxdsknI+dtmPu+4YMs82VHRJ2mmCpMkk/6wLh4kyErwK1KTgQreMrrQqbqGalOhVtYgSU+3NNOYmn6bHkFlyIaEGM67GlohCM+mpDvHkPSJK6FpTu+UtMZU1T3lNO2w18P+BEZzg53gQO8tkK3pj+67res9vw8XhsYpavTqeVF0eo12wmLYra07LcTKrmPHU99Fu9WVEueoSKN+nQt2Cb2SOm7DzKsc0ln6HiZmRVGbeZdIc8hNKmXxsOeEErBU/FL1nYtF3Lye74BVur9SVUXyIWs6d6Nd9rEVdkGvboyzWaHB7SVT7pmkUCCW1XTrKaE8OldSEFQi1D0rZxUzKWfqVLq/m3KNZLHPQAQGphHBa3Xk2IrrIvi6bjNvi+BL9w6KWMosBwq9pGDgALeQSl2GVoFl9qWBRj5rUpLZOMtf2YJlhSLMj/SICl6Y71Fo1hl18pOOoheHBwJox5MloeO//5ZW+rRZPjSyjxzCUVxSJVocNhZsn/USgGnJIUPlp52gK+xn+qie0QhYavLhqToeZMDJDih57EgVULU/IdD+llMf0NSOVnSlPfp4czURCaHuDCWKXdqy19rNe+lxxXfqbnzRZOdiuRgxhA8Uh//gV2/Lpk59byZuy+Ewoeb/tkv2Jc86OKDuSPPKUjUNUKTdbPz1RV8poMf</text:p>
      <text:p text:style-name="Standard">QK+VNLe2ghrJzWlIBDfdZS75znPR8mRt/q4Ogo5B+JycipsDvuXANMofrbuH0yBt+BFRVtQ/FrTjvD6kEdzKnwdHGQkq1ve4EpiC2SjOj+je2RM2/ax91yZdw58p8yzVzsxFZoRswl/7L3enA1/CZl/rpX27bx4cgjEFN6hsKRz5eJS3/XamnrmShvOdriOtC/XB0op1rVP45S6pYOszlx73VvZ69w2S+JH8O1aNoYI4w1IaUo5P7KYLc6XY6Njr/nUdtnXdoQJ2lMw3IvjZ87Ak+cpZn3yezmURM6TVhr7pqxao2COvf59bGf/bC5Fa5Ch05R/oGE8A8E6W4D/Cnr1i2IWtV5SIKxzrR+E6b5FViRZBPD/D7R2NeleuJ9ZOfWJ24E44YWo5Nw6r1wiqYUpjFuxJ4gyblKA54gA3cYS/hwwleqieEc52GOLQDVY00crlB+Su7uZ2kWp5QGyb4sUElebP7uSP9hgCd1NsTPBM/4LCmIUujtNHCWLEa8kOYCoSfxGuvjoghLmKTxBhAuyEzyNApxhupfxARDsg6c6mfhvCzipIWjTOujoOiwiIo9Kme/5K4ckGcCE+JSog+CAoysbKNrrE/74DAO5fBsaAhWsmM6DqIESoD8juBUiJB+vohznG3blueTFitHvgiAwIyJ0sWurmvuKoW5SgPzyowR38Wdjia0JMeApOKUIgmWvGnrPqRYKq4Hwyf9RpFdYCS+AOlwTPB7VKd+Wo3uAmdO/ImbOMMqvmVxPApwRC7QHuW9SsilJu6L5AXassun9iK3Jgk+lmV8hnECU2ia9smMonDFjEf/+YaQsnIQprKkE7Gny14m2DYpla4K4mwmgOSGuvJENBLofbQKK3hinF7nBQdRQJhF4Jokk4ZAD0noIRbIgXJJ+jKlU3IuruYwIRVyIYWD+2iACvCQIVDjAUbiVPinV2SLc4KRYfjCYBqHPxBkXYRrQyLLShBmSXooznANcxqmYQzPiOwE8WQI2QhpsbLOsaQH7E4HNEjsvFDwzsIrd7RraHTKXQ4ITGhko5SRcCyLffzsV5wqGfnDyfQl7TLkEz8rV5yEUrZkZ+zNhQqGi/iiQZhnNOStcranxRqGeXQRR47PPIpNuBCp+YoH4Xhyh0hP7z5HUc4HLEFqYNTvfVrG/8QsalzWL1ncz312LYesyVpECx+Drz6GABMGQAEMyURkLg3VcJeo7x9C5Q0ZMjRFMyFp6K2oINW2Ax76IQvkoR/koTVb0zVlUzblYQ2woB9mEzdtcw1i0zZdczdhEzeD8zWBUzaxYA1wsx+OMzZbczlp0zWdczh18zifMzphczh5kzZZUzqD8zmZ8zl3UzhnkzurEzmb0zxlMx+eMzdrszfJ8z2pUx5uUzqjUznRkzyzsz67szfnUzzfkzbr0zfbMzb7QT2vkzWFMzqp0znFkzf78zzp8z7X8zf/Mzip0ztbszilM0GzkzyFMzxf0zuh8z43VD7RU0RfE0GvszzFk/89O9Q79dM/kxNF7VM8L3Q44zM+ORQ7/VNHdbQ7PxRHszM5sfNB++FF97NFR7RCf3Q81/M7lfMZaFNDOVRGc9M4JfQ9bfMZvrNLr9RCO7Q2Y5Q7u1NHswAFGLRAswAeTMAlD+KrBrLTVsMcesk2cm408TRPsc+tYIUGRqUEBkARsuA4CTU8C/VCDbU47TNDdbRAj/RQ73M5HZQ3kbNQjxRCETQ/dxNSz1NHE3U5ORVMLdVS5UFFWbNQO3VTkfNTzdM8dVQ9fVRVCRU3YXVSR1VWkVM2s1NV0/NS7dM51bNWGfRWUfVRE/U3czQ8cRNVfXM1XzM+VbRGJ/VIKdQ5m3X/SBU0PG0VOLfzVI31V3l1Wm8VS53zVNegUsNTPZ21VJnzVtkVPS1VPc11WXHVUV0zVS0VOIkVXPOVX9PVWCHVU28UUumVXqlTU020X28UYGXVYHPVRBN2WhuWXe2VV4/zYS01Uzl0QdHVXoWVUg+WQSO2YOU1YikWXCOWOjM1YEFUX3l1ZInUXFmWVFcTBXpAVFnAEvaw6M7nKJ5PU2pODblgNtzQDQtMT5E2aUWN+6jA+/CwYpAOnM4snj4jbggzTSgDa9EnSgYRxbj2rqrrAQEP0kbnhswW8NoIcEqiyvaIo9qWo/Qxa3clW/4scW4okjzyCCIJ9xaKXOxyYRwp/0q0Niz8im7HdjO+tiPDNl+U69B8kH4E10QM9229A20N6Wv1drR+bLTmDm1VK2/3yHDjZHLtJic5d3IRt7hWyEtQ8HF3xZmEjG7Ntm4JEylfCFDM8nW1lhRPl+EAr2790nLbaAgYYutuqOgOxCLQME4JMmsmyDMrSGmld3rRCpnK4SFJhSYsEoqajQqVLDLkkd+o7P92J3BGp0Vcy+xQDNLyKuBoB42OqsyQRx5Rbr5Whu/GqfmATLh0xW1czCRRbFkW6xtNZpXmMriexVykK9nsUo0OiTQSz0+4Vn7y6J5U76O0rcLcln2nUHyfKnNILmAapHTHDQpNrJ/8di4tpv/zring/AZ96RKM5oYJuQVw/ckw/2clpqyLBhHbCGJ0CQWElQW6pCtBxkfCJMl+hazyGC4+bCOTIuIfBiFogxaCDNJrEJJ6tXiLNYhPT9PACLCFKCr2ZIfM6C+GbIgpnIXdQC4kIHMfBQZK2kQr39fqBNNJbDBZWimCf9gqbdC7jE8KeREeLU2p7IqFpGwVAwtejARaMo7WkMuH3qjxzI0zaGwKA4phBGfs0CMVG9GxigbOhEu94LGRleLy7gcB2W+/4MJejDe/8Ii22taKfkv4ENmHFGeTU9Jufcic5CgkN3gzIORQruXeoOmijFH+NMabAsl9IuUo02IZo0XILsf/HQtJdq4ufQBO7uS4VoQkf1NRviIjIJkXl3SJDf/BrLKYi9m5ncWGwa4XIh8sgmNKJCDYc/LsIsqpkzUYQaBQt07w7dDOS/QY4g4mimo4xqROd95IERvw8Ibvzu7MCP1FtnQslfWOh4NGdUcptljoCIcsCZtEFPs36fYuKVyoAE1yrhQE9qZJ0diLWOCiK+nmPWiGlUOELMHHyQj38aAYZLqL4V7IQExXYbbIBPkKYKzns2hFt5C5kWfoG/nyqZRiuIRwlEpsAIkaka0kiMAyY/qG1VAoeZzuX2Sxo5vLppmQA2HJvx5IDT2tTqH3H47Wne36rlfl1Mrhi1XtwvYq//EA5y1X5I2mB6syA1gihBqjbBjHNpRXbtCS50fIVkzeLMRc6/8md+tKh1KE7P5OhLkwa+C0B/4YkKjGi5PWbxah8ZqpKbmaT0HsDJ8NcYsoMYBX12YUF9eQp3/c5SsYaYgKCszcNo3gzcd6S6phe3xcObmbpT18TanTI2u9LnU02IPZSHiSmYXwziR9hH9NUYKbzwqFCqKqsbSXOCnOh54G7bsyTKkmUU2KrasLxHII4h9wAGjldA070w3XGa/9+7+lg0+vF4wDaNkYuN6I+p+Mq8JSigHLSHCvJdLGG3w/yocQ5Pb4jUo4sX58G1n0baPH0pEzCyMqKlnA+sK8iP9wthlzWhBujnrGQortliiOT0iA3YdozLeNMOqRYI2s08+ZWua5k0Za6mZe+NlhnGqcXIm4GEcSYetxyu3GN6fMFmYLcVdoAu0nAJpAVqfkjqyivLmQjgj4yC3MYSnj7uvBX8TKmDLshm/2tpq1QlFf8lc/ICygjosvZLrLiizcAKoxllcNzRmdfwnADf3QoYNp5Xmt6I1RNjcmO+oUzdaUP2R4QkmYtTJJVKuiJcd/K1pGCu5xcJAGV9eIXivKVdBOyIweAQtxuNGj/9HOJynXMKTRWIox2BsaPcvtOIJHcFB3WEmze+w/rC3qRgZwXtgozdGmINqbYRujO9lhBun/oA8tjXckKb9JmBfG3irDsfiuePJY5RLqfvGlcu2c2d9IxJrSENmRqErPPEqrUNQDBxEl2GJqx3LxqZ6u14VYbffl0UIbJylEr8Djqwiyis+5Mz+zvxG94R3+N6yXBlBTroLvdtYla7+pLi3tdodbjDSJdbrM4aDMs8CXmuWc344Q4mLv/np7JXDFdjVjo5uupXMZXKxJs03owm0M8vimI/X85VssftZLpIUasPHHphANck2pt1atEOupeehl5DyStw5KhvJliHKx7jIaq3JX+OZ8sBkuoJ/dcCorLwcjjEDDdkNQMOFuBDdx4DwvnZBFqtoR6p4Nuq4Juuf4qSgt/3EKaUBI5D/2HJ9HcfWIJJZfT+/2Pe0v42fhetC5xqz4++Epv/J9w4udFq3skqAskdkHBeAGTvUGUUXQI7T8PYeWpKVX94KnXJTSKVwa7WAkucRA3Y7GiG1TnyVnjJij/bEw3G4JYrsAeC0tS5FISzH4CJR1T6YLeLGah34az1dUn6ryqn2OLaaamd7VmLTFSb8cuPbL+GZk+ZGihsLgHpqYRY5MWUxgyvn9HQR1L6BTxqdWySZKzxVRjp6/yc5LcaUpCSD4CeR3BMlAgkiG8CtHkJ9BhfwUPhQIkeFAJAUjLhTIkCHEIwIzgjRosaNGjA5TGkwJcmRIlA5bGgT5T/+BPXvwcOq8yfPmgH3/puj79+8cUaNEkypdyrSp06dQo0qdSrWq1atYs2rdyrWr169gwzItWLCcWRpUxKqlyhCkRosnGw6USFChxYQUDa50KRDjxL8QU25cSXHuzJgIE0OU6FZvw4kMUX4ceITx3MGFWe5F+JGwx4FwK8tVfDFl5IwzGaN0bJHvSJAlC7sV6bjuyo4KMzYULZijbdCjy9mNSfglRL9y7+ZtyZL4x9ylOSMePXrI4d3QNyov7nL26sduhR8ESZf39bcaG0Y+iLfySsu+PcaePNF9SMEure8mTFg0XvYb9VVQYBMdpFyAKJHXnEOB6adbcMDdpduAZB3/pJ9pLwn2HoaHXRgYZggNeJ9G3V0XW2JujVbcTLV119dBch0m02MkMkhRY8fxU1NOPemU0483AaXPUEUdtdaRSCap5JJMNunkk0/6dUQ565RDxTpQHhkXXOVh2NpKG4pEI2SZQehbiiHqZ1JKxx33mokR4ejbZcRFpBeO3GmWImoEZpibZCCS9OFnCjaU24WFJShggTDFhWB6YnZZJnoXthUgfvxlt1mIjKaoV0UhqnQSb6ipBJ2ML5LEIHL5OaZqYZaStdmrMX0YmKzlSarqZutBZ2lvJ9qZ3oqYvelnYqHitxFsdL1UIXrptUXXmupRJipZ+nVGI7M2ditgtB8m/1QhbIbFmaZvz82abJwbJuYqjXPC9JewGP05hJz2tVnXQvrVa+N//t6ZIZyV1XQTkD329NM/QxKVg5FZRizxxBRXbPHFYZlkVpU0YMzVgoM1ZihwoU7oGHQmu/sgl359iOa+jWYULpsCgnrmdcM1Nttgf15EV2ct0feisnDV6dttwgK7oIPpBajmfRWplmiMupn0HbINbjucSjI16+ZFooU3qYJobsqcbnR1WKi1LO62b9J5pZetoZ3eWRzbGUoLdX9DdwmXZyNa6tGezQ4tmESgjrRYb8gmmt+cIIOG+G/mjffqdXc/S+jXZwK4F9OHQy4qaWgjNypLKM8t3rCkLv87tLyegjemtbRTxp9bXYpY3I49Aen7TTcwPAXESHls/PHIJ6/88lFpbNaVzFP12ORnNmvRzyST2K6ItcK62N3rCVpsnWKLx5y8yTVd2+1pZxbmfeSW1uK+0pK5L2/wdt7a6P8GKObRl0oRfGDSsxFlaFTICdh45LbA8+hNYAi0T8gOk5CH1MY6zLEM0iIDnRxdSFHU8p/R8ncv4GDQMXwZ1tBewzQKtok8OltRjvjVnOHcCyX729B3YLIebsEOcm2x29YA9CJsBTAk2MsIl4CDQsPhhVBxcRGiOlfAB01RTBRMlQER4y8Q2Sh+NHQdf+CHmSGsZ01DPE3c4Kcfg+3/JGE9qULwGsYwiEXvjnjMox73mBXtUKkcaOFjU6bjnak9rlGA+g65EBk7NH0JbSNTVoEK5zMNiYx190vQf7CDmEXyTDB6C9q7YGQhMGHoUIhM1KFcV51KtoeJIavZCO1TQVKd523oetVpPmWsZgnwPEijEwYzJJq/TSeL7tNT9u4WQJyNTzmr25ll/KOeAoarhBQU2ae8J7sHLeo+7eIVjASIxG7J6VKfqRGypNS5AtXsXfH7ntEK2R6AAdCYLpJV3CDZNplwz4WcRM2z0Ac1eNmlT+kqJvZGg79hSid7fDoI73xE0R8NwB5AEQpRiFQ8QXr0oyANacWctw4qlEOk//8gj90cJ0uq7bM5m3zicl5UtOuhCGkqTd+ycmYt/xSTi5Qc1L9E9hwDldOUHaqmdvx3HZeM0XxNJdZKoViaxY2oi/1BVNlgaqdShSZ75XxRFbcJzclgpmiXwlShPtOeP50PVoZhVsDM88GpZUeLeJEMBFdEy4HCrHPMOdCsQJVOK97Meged4FUXpKB0mtJDb/uPpox4mRTGhnDeytHZFkhFd1FGW7JTYWYqFFPGZY2t5Hraur7lVCKC0zTTAhDQVDNZg/wDEzyCY48Wpo+H/cO3HUWpcIdL3OJWxXmATItIN5W4bwHQp33z1v4Mt7quJlNxRMypWDU0nLy6Fpw+fP9WdDSJoAkhSm+aISLn6IUyQAEILriJpM4w9FMWMUazSVMicTI4Hc52d3EeYdFbscZQyzHwTQpSlA7RFLtM/XWmTeOqd8731leudZzfGiJ1xFhQehl1Rreik02DNZk+0S5t52sfe/wJXlAOLK1c+05iLeldY1W4VvWa5MnoNs9NXnaYxQFatU7EzNFul3wvJZfYmGbikrXNcKlK0Ult8rsqBykoHLWjcbfM5S6jVGNVgp5IXRKspPanieQtpMoKuNShRnKpN2yO+cgoSSVzxptgTUisylXV30BOwJLjsH9A9zg9iSsu4UptNl8XIwNmEYy80RfsZHpFoyFzMwDmkAT/MRS6/M4NixE5o9u+9K0c0neNtRGWa8Y0RH2mhpD9omx5vNuaGQtLaha8FOCOJlAx6s5tqu5km2m215HJKGoihOl8P/QosdXHUbZLdq8tZ7OFyjlALIvWjTilu16LRNLTG2qX+vnQ0oYt1JH8jxt1u9uMEokJWvayvOdN7+RJaWPlUAdK3fse7B6mutoFFaaTiUvabSet+GWcq3I2RerF1aE01Ca6jdPo7FnTW7IxZQwHdsnSUDitSc24lHvWQkd5F2TnbByumrotEsU6T6P112tuekAuFnE8OfoPfI2KKjb9e5V/Q2VzSjTaws1varXOM4x6aMCfAodbYcTbpB51/yEpTjKMQfsi3+pKbSSO0VniGvh/SgUTfaroUoSNMK+7SbN4OVKFVz9iXeHUm5dlUVs6f3pcvv4rhvDOygjDKMN8C9x6G/7wiI8YcquE0iIqUGzdynG0berVdu4Xg1qtkeQthfmSidZ2LpLSpfskGb6ERlUzX86CI6Q0yAsdd4ayVKoli75dOY7ZpN5sz1LMtZpPEZyIe/WTpVxGWj028o0LetYTyJG7WmbGtKxRChn3q8+5eU7rKVl388vo05eQWmTGMehP0uT4/qZl5rU5tKsWbZhvn7UtA5v1tTvOvHoKZRlufvegZdP9xqw32zRz2oJWe8ZFzmYtp4KAlZeAF/9nQNfTRBUSZ/31D4OQW+yWE7w1PP8Ab/+gb4n3gSAYgl8BZvmGJSJFI0LzVceELLD3Psd0V2MkM69iVowTOoBmdhpEJyYzc7AHMg5lVRa0J5jzMrKmQ6bFfH0BdNpCNgxVdl7iQaJCKwOyFwTEJuOCfsVRNFQoP7YCbDwkF2IDe59Rfb3xfe9VUMRSTqVSLSw2bpIkYhm3RpU1PndVXW03N3TiRZtCXqRXYMInTZqUMixYJ6kGLQzUX3jlHTfEPWDTaJ03e98STOlVSvmyESUEgC01HEG3ghaiGDI2hQj4YgUUG3eCX3xROINGELfFI4DXE0KSZUUigrI4i7T4FCT/RSX7Zi69h2zo80vBRor6QjoiRIPvIjiIkYNJCFeVdTUOJ4PCpmcvpl/xE39c1XkawnY+1FNlxx1buE0VtHekREj3ExhoZUUy8nWa5VAiIjOWuGQ7xGPtQxigY4Nu0y9wlWB15llEIzdG+BslNCFdxSg6GH/Zl1O9In+eMiO/9lU940wt5yYnh4nItDjzwj0dRC6hoVrw1XnLt0Wsd33R0YasRX6EYzp8E2V39iidVnVfxC+KVHcwGWCDuGriqCs080jcqCNUxm4HYw8Lo1Gx6IG1OJREGYKyYhblcA4ndYISUnF8U0/DBGrCSGruwoveBmwOFzM8dUybNoDpE2Km/xJt2tOJW4QtzwZBTck/YkQ9O0eFk8GDbGSJjWKPlqR6Y9latsEbstdn06cyr9U1tHNucRZ+80UvmyWPwqZGn7Ys9gQ4yGRQnJY+i+RNANlEeTMiW7Nr4iWT16M4tpdTPZh1SrY17Oc6awNNR8Z0mAIjpnSMpdgouviAV8hAc/mULtlT99RK0eVkHAaFjegr16ZxxFZyq1RjX5SATgNAAjFRrcgTQuJbsFiU0jmd83aLQglSjWh/9GNOrOlxEZaFXgeG4ehv/WM7AmeDOgM0M+hxsZUgoGWI7qFfMoVhzFUf95WXjehSHoJdYiVVo5Oe51gtcHOKnURJulYt7VNfaP8IfPJnaQ/yatYljmHpSck4NSjImoElG1onYdomQyOyad9GI3Yok/0WdbcDKSRzS76kS1F4GQ5WmNdCha0zJ6ZYT+MyRJgDNnQpOhTJVElTkAaGh7QZZ+i1RHwFWICmYqukocoGXlKTovCCKl8jdOvGk/BwUcEDlEhxndTZpV76ZX5UJSYYUui1N+PJGtsZfcbYILeTa1bjJpMBfvMHck3WaBEIk46yc3+zaXTyHgm0SGbFTE+Vc29WmoIWcdLnILcSdz7qVtc4ZL/JnQMGM7OWNLCJP9GkQB7qc5GloTvXSeoiHmxlM4+2OKWCNpTFQdc2Q+5EjQG6Ym4Vj1FXImr/BlG+4jcItRwMKJEOxU4RSZufVZWplZjkCCJaSGc8ZjrohG0rKDJ3MU0zdiD0+HFTVSPFyp3fxEkKZqkS1xB/V1FvdGV0FJ1fWq7mukfIpZSNByZrCGcZKYdgCTch5FjUQYMgYjPaBTi7B2eXdoBVx66YZDkiEisO2TRMhxuB2DRhQ2sQNYcx1Sqv86D6hV8xaC7uNEzw0aLVwnIsRWYftFUhhitK1XK6IY8ASWzUwUw7JzRriE2iBZtUNx2Ecku/Aiq9WiabtSgdBFucwVZaFIkf9mTRZUTMEW46yClz4mpMmp8AuDY7yC6ndGwQZqQu1ZKBEx2VhJ8DJFprQ4iQ/6RNsOeMlWSoFqYXq2ilOsFb7xZv59q2bns891YluDhmWeN06lOyB3hGz7dis0JUq6FfwZpI/6pQf3ZdpqosB9RBg3WvjQZQa1I07MiaM5R9nCVZcnmqbndzlHlXpzZM5vOxkbkgigJDluu1OXpXpVO0CRRijmlQEZhVz+aPgViFeWdP+CiZIkqaQgNaA1suPwSqhAiS/4m1oZh177pEiPFICleeG+tUi7qbpOUcy+Y0SGMvhlM5aziXcVOFlMc1oANVz+JN1bdsv/Yst5KgPGaJEZJw6HZJuUGBzdkjQqKB5Pq29nu/E6MdSEAl6rCUIZWtQYZ6yrgp1KGnkOI19//jg3IZjTWnNOpbZlTXu6HSIvVhfRDocNFhfm0zviyYY9OWfXniS4dbwdEnc3yGicJoeQSUa9lZKOYxYKaDKPMJKWgWuHDjOgWJpn/Wo9P1YdPEwuIGI1xHGxRXSo4oS6+khofjnp7IhmhaiNKqRsPyNWIShojSXPrncnViVhQLhpcmsDR0S073p1e7IUxHeiY2uWGEM9J6LEgjMM67haLjLAHZiBKEBP/wABcFR7/zk76lgcGFv4I8yEoiK1PCv/s2YdwmPwTauyeUZ63lSTUsw/AiMrOhjohZyZPFbGBCxZOYG</text:p>
      <text:p text:style-name="Standard">pvRruVjLolWoRFaVDAJH2QTf+T1mdElta+JoBP/3LjyFGnktpemF4l7K30HSnMws7CMBXJxKBcrqmbEJ3quxXK/wrfj92g+JkKAssyMXFdgRJeKuLSZpJcPZXNLhrKUHEt/kZC9x3M/rEKgC5zulF5mZFqLpaqhlaxZVz3yfLerYi1W02JhhTpebEjIfL1hxDR+t5O/A0fzSzyEfNAIvRbOo5Rjip3dslBM3D14hpiopS/8eZhx6lIS/I22Ok/xWKyxUm37x0rKOZbARFPH6KOMDIG5hjsCUyCNbJ6M+Vp7iLUPQk2rrGY9fHwb2mng0TbyyHlJ+3tniXbRXESqdZrRdsWyEZUrjLLisY0rY1XXGkWfrIlvVoWQI0rL//sQMvmoQgVdYvyXiBqwlAMyHkw7MeiECcaOG9eC92ESjrxYEPmGkgiJyhGa6ouiV9xDiXS9inKIUPWdWFulPeI7WIplDsO2Cd3Yjn1cYZpvifxczsWuMySy//NahxqFz5uM/TeHcMa8ILIzjdM/<text:soft-page-break/>pwerno2An0gz4jVDxByB5FQgxgRMxoxUMzOW+2yjfgaiDsI+jlegiWFqxRlRB8SIoTu42zrF5ZV/S3dKcVNiNudgwSaA8XJaBEK2oMa+/VibyRk+BUWw+anIMVyGYSxQ9XSGD3yNL3Q32kkhyeiNG7aebmaRUOZ2jqp5ahhMgJmiT8ppkrcu/OTECPXSDGY3LP8mGt8aeAljDgyztrH42BAe4VBxb/iGUqi4NOtydx9KVmD1y+rk1/izJcyaybLTfxH1hacycl5nyUMT1YVpP/ynVOuD0htLxy5bQtajPQt7p6BEPUW7RivjwEZ0HvK0dQsSLIVkVYYcaMbEjwJ6SVL0hGUCQfLJ4lAHagRlcKJz2qECp8IWlUO3QVSTVX7JnSsrkFWUbGHCbAw3x99dr+PCXSPpNt8h10vo5gBricibhh3SmviY0WZ1euKszvu3tQbr4dSFoo5SHobdk33sbkQByBI+6ZSeFCSorifI1eSnKrqizdsEmW+xo2nZqfqEJiI84s2dnAL4xjr6s9MRlZz/zIR4u2sXbrwWelSOEsnqy95wCEYoGMsdPMwY53OQFsav/nXlWydoNWM41WyR59TyBGMGOOaOxntyHKI1grB52CiZatbykqsRtTYQ+mvu447XJWxcBY4KulQERSZRfaDUop2B+jN8BYT4cV7WBUnLOrv/+Ivh1srZ6VA2dWiKTtNciUAvBdz2x8JirSODMABaoOBwxAUNHumMXekYf9CL57/Y2US/QoSK6lw0HNdedM2UWsMcxzTUtEIR1yymQ5OGAuWynEqnprFh2ym5NKA/N86y/FaLGp/IciBPWpkPqYx2q0aXhBzrtT8zy6BXRe61E7AnirVUaZYl4nBJdHJQ/x5Oo/PztHKznNNFMlvj6sNaXAd2pLFC7HTsxmYfHWlgbIN/pFRTgp09okbyKdniuH4sWAO4bddpKF+hMl9dx+pLotIrQFqYy/yg/07aXPV/t5UJvQOuVyp4U+BbHBjIGb/5gkyC6tDQH9Wp39TPy5287xRhnkT4yhK2npZe4kR/TVSsnTE5FMy84QeD00Qpeb7nSSuQnVPHeFWsggq1T25IbffUUlz7ZhrPKPLcnYZPAGRVQSRQj9xYuug6l9hMaoc/s2ssePOPPap7hD4y0P9DsWVyGV0hD/iblJlNmtSF5M4qBg+p3DRGJyRBQB8vFIG8AuRN9gQQ5fgd4YeEH/+/IQUJHjGI8KDAg0MaEnR4JCE/gRYxHlyY0CBBiRQZKkxY7uLGikg0Dtz4kWXEgxwlInTp8aBBkxxVFnQYsyXGhCMpKkQi8Z8CLfbg2WPa1GnTG//0Tfn3L0fVc1W1buXa1etXsGHFjiVb1uxZtGnVrmXb1u1buHHlemXIsFy5deWozOVblmfdnA7/8asqeHBDkjF3xhwpcGbPmBB18pxpcKfFiT5HGrTJMuPkug4tR+bIcubKgSVhPuQZ+EjXjeVeH8k5uK7LoS4vP7Y5VGNH1qUx1z2ZmjPlmsc/03zJEnfPIY4bcra8svpLghAlB32cmuhAxDJ5Kh7vHGjE6kX/HxZXqbLyy/DNQ3ImOBqnecuq65MeDZ77TZDGEwm3iY7z6SKIFhPQPQNNK+gkgdrT7LybBAwKMY9UY2yjkcjbL6aQWOsQvJZuWw+lhUS7ED4NExSKp+mCK++n5JwTqUIcUQovwtVmClEgHln8KyjyQKzPxNV8oomik/7BZCmmlpJSKSrtqSIqffTBasu+uvTySzDDFHNMMsskE0iM7qJhLzP7IvEfj/7RbjDCCMtItYtq+s5DhWID0b3SWMrNp/QuQm2zi3gbLzPMJitKN9YQ+0jBlUai8yKtIopiKwOl26g3AVGs7r2GIEI0vvZGLM1URit0qTXKHoRVyYUy+8s7//tEi7RDT+HTqTPPvCPu1VB9kizVIp0jMiQfKW2Vz98WDRam+gy97rH9AsuPxAo9lWy/IbKDCbFejd3QoSBZW7a/EM1rKVGdrNMoQorUY6xB1JSEFDHfriMtUBJ/26nUaSvCEVzkbPRPxO6OvDXH0vw9VtY7JWxuXtakY3JSwh6oYgAon2oKngHs2eefKbS0iss2W3b5ZZhjlnnmuNDEi4q8aG4LIo8UEAEBCNBJpx16QJAghn0IO4zQavtEF6H9mPyzXllHi+7pFBGEcaRw/9VO2P6axs5W8AKkjrnWNrignXaGbueYNNpBh4IPUDDh3Il72pjbEyETVFKDM1bSz/8dI701XH+tVVjw0fYbGG3THA5wQwhvZcjQn3RNVr2M7rs6SY9W4tHxoZwGlKgMQ3vs2UQfH1Bf80oHtPSr66X9uBGxRekvZNGD3LtvG582bBANd8zpCZ2+XNbMqRtuNYw9L57nT0+fkUgVfcdpxdj19J1EzI8P7j5xfTStwBQJNfdssjWElCAnQ55yyqYGODnLqphgWWf++/f/fwAGMCypustdsiJAsrBGAQYAwdvSoIt0RPBtiCjAPk4SmkAlyFeJmc6LnnMZfk1ndefy1bfGkydqvWozxTsbc/oVr6qoTWgRNMMDh2YGuFHAA3JamsHodZ9xaegnPLpQ11BCvfP/BKaInyre8jITIgXp5iTLklWARtQrDBHsPcHrTIe44xLHUMRUSipOiRbDq3F5hyi2q9DkFPSYziGnMRtSD/qI9JFmDYpCN6kcq9oIxhPuTld+FFd/0NY1QwInQkJ0kGKGczZgefAlyyHXdzD0xw6NCHA5MdHZ2Ji+CukOhRZDGIy6Ra2e2OtrmTmOFsWlROHIMVSvMsg/HlCykD2FfiebwlVW9o8DIlCYwyRmMY2pFpvhBS/H/IpEKoABcqTDDOQw2gkEAAAIpAECI1CAYhD0HvEA8oI7QaHYJjeiSoEwdLpjjnqidkTtGSxEkjwSK5X0gAug4x4SCEAzAnACCVDA/w1sYwY5PqCFiBwGnasZ4+7aNyOHjg92xQIQ8pTlIR+d02JA/FCBHPk3MX50KOKDTz0n4yqzkURCaGLPHg32zlRqhGME29NQ/pO8Ra5KVxOpXEWX56eyMTRemgunTM7YxROmaIwuQpdNGoI9CXVQQaBZFajOp6ta+a0jl4nVwkLzIhwR6TP7otjYbLIcqD01qMD53qQG9ULria6ru9rWQvFIGfjto0rzE5n9pEIVYO6PmYMlbGENC7NkrkMd5TgsnayAAHS0AwIBsMdG/mEQfwjAA/vAIDpVUyD2cM2nkMmVckzpzYip6zkVVevBSsinonwIT565iAxBoIHw/GMfMf8AQNzagQF4HKQwaTxNjKinrefdpl43Pc9XQVjWPs0nYinyqL9E9C/VGZVq9sLQdq3zrkZyK1ouxNW58nS53ITGagAaFeVSq0ZELcpEiuKb5eq4IJme5JJ8dJr5+uTEv5EnhOs0pdYqirn/9kmF3EOPaL9zwaoFqmmLARKw6jojtd73Mxr8I5HyhTaHNbiSmmQOmsQ1PVytpHLWZaOtFLcZmTqKMArIpVP4ajKpqEx/gW1sj338YyCnJbHLPGw57PGByHYgHyWIjGwYelnRqorBvfvog65jRYV5+HSZTBIRycmtO1XvYuQk1oldlach4BMdEIhBQgYTEls2Iw/puEf/CrrpyDMmNZXJAxx0FlMq/YIOlavZUWcM1CrnZSiI7C1PXAE1ukCXznE/ceqeTgu+DsJOas+NsoBh9Z8YvXSqittdTo4F4VKij0Ro8hUtpRZUtX6GkZIRVH9Pd58Mnzdh0XUWSlCY02CtN7yaWe2L5mkrFR+YrQlTruHENtTeTHWiVwsP4HZiwmo5j48dla0axZuao0SJSjVmSsmwpDLABjPI62Z3uxubzHKcg7GHvYEB8tAOB+TDWFEIQnnEh8KyxWi20GUe1aRrL2kN8kTpKR5+0pojgYuPrOfFntNkCAENrIZOSGBAMwbaARRAhz8BdquOBJbVK7qLQ5WZ49bI/8fEql63Mghen2+aeGsHe5RDrQHVBTHH1ux6cah9Ot59+Rsof4FkUJk53goBJF3xAg5xMo6tT6V+oMPBdCa0Ns6B/vw5S6K50RezqtT8eEeYB0zauQvWCivMxLNtR4rcipGecoXWajfSWqLNNExsRkWdcvKMlewO3xD+NPHI96lnC7fI+AolXvrSl+p2d+Utf/n/3UaZ8SZsQS7bCwSQAwIGMMHGsS6ZrQjkH8RJ0+oHJ5B+H49OjjQKP/ittdf0hOuEQQJa3cxqlQxG+A4Zgpxg0iQ6BUj4jF06Bg+iZgj0wFwc+cdjzYAIO99lMMdjcq8QBCfBlCch/EZCVbRfmP+uzdvzKmE+wWyuaEvv7jT3ghXX26Ofatv8ufq9qaeQFNVKQ7wlyT94QZGgwjTgaCGu6jYD/Cn6W6Kvoj+2oqVfCSkP6qL7sp33eKUq6xvdi6U/ayeq4RHAoRpfybnIcB+nKqfB6bvFAJW8S7+/AZXSWRLa6jozor8DHCFCW6MGCSXm0RbjGBAifJWcAKQmKo+juDGRKbf7UZlgECzMm0IqrMIxGbJ1IKzX+IcS8ABuiAcEsADGYiw1kgzVE4gSsAABAIHIagdIQAAfGISz2ocCgIB7GAFL8AEAuAc3xAB/OAgTyAcEuIdjQIcr8IAHyD2CkAcH+K0K2IACoAC2oQf/BzCABygpgdgHQbwH34KAD/AHJpu9wbCABYAFdJgmRECAfribcgiCKEgzD+gASGCbyaosdyI0jbg4HzipxVCAFECEY/gACyAM2tCtGACatokHCBAAUCyMZ0oDCogB4xsIEzAACKCHALjE9hiEEYAEjOOHdwiBdggBf9iAEaCAyNonFGCy/Iqwk3KpMeIYeToRidOMdjG6rqIkiGE7m/IpYEGrt2O07dozElMeMnOh4jqzeNE58vi1KXK/WMmXF3yYzsEcf6HA6Vs5rxm5IaQ5WRMOnAOfqHMQWsszNhpA/TASHNEgcfku+EstZglB7voXYrOW1mm7+atB1jongAnB/6MTpFLim+Whlzd5EhsbN6TEsZTJHym0Qqd8SqhcCwIyoHljJqWRIexTgPLztxQULn5QG06kB7ZJh7ihhzAkJzq8h3u4gAXgA2lKg2NIBwrQAHtIAQhohxpqG3Q4gQ1Ymn5wgDTAgAIQx7GEG3qQgAq4qyF4BwnwrbZJh2OIh3sIgA04DUywxlGooWg6BkTAg6RxCH/oBMccGrnsARPIloXjB+iTvsOBkXyggGPoAGi4CyQIgneALGmCG7bhzGZggMFIyzq7M5MYgA+Ih2CsgDr5BwvAgHYAgJDzhxBIB0EYAQQYS7ZpBxAQARMIoQ3hoowBuGQLkviQOYtRHq9alP8WKZhGYTgSy6qt6bKaK0P4mp3fiZF3wg1SW5iAGynSQiMgJEEMmj98hBbRAAlyEh8l6ruv+SYl4RHqATTmAZRW+hPQcL/Qsa7C86KoEpbSgD+uMpfRQZVac5rtCEhBEhXogRE82Q7esaSXECsbYdAJNUO9yTv48ZgB0AJyc4qSeUIuobyoDFIhHVKusJm8OL/BIgwLqE4Q0LfCUCgPNAhLOIHIqgYE8ABo0AAMuMs0QAB/oBMFGAFEuAduOIQOMIQ1aAYQiBtBaIVDyAMByIImkAChgQAPuBuMYER8A8wOSIF+0IAP4MN2+IAK6BAWAABaFAAbQIECAIB0zEbCGIL/1+TMD7ABAhABO3CACgo+FiBMBxiBfjAAR22HDuiH4CujmLg4GwiRnPwH6DSDK5AH4TrUtwEBRWVURzUDNwgAYuC313RElCCAN4ibK+iH4qsKFEDUD7CHf+jUdqAAKUAHADCAfkgBwGxOFJgN9CG8wamoIwTKL2O1NjKXC63REb2rIES1mKI78dibUpsi7RnIUVpID7uVuQsbhEOiWbsY0qg42rFXhUku9mmOHCnJk4RXiANKgoQognUYE4tQPyOjvimkJHmv/LAuDaKyxGu2RzGdALG/jUm5AkW28DCREKsIlsuwZDHPAzut7CqK+NkrpKSfqFjKXwJSIs1Zna3C/8RShywcLDL0BwRIB5Droe9RGsLYB2vEtyzoPpOABkFAB0iAVMIoAD5EBwwoVCRAAqGNB7jMztNUzRTgw6x1iCyQgmO4vhR4AOGLghhoRDtlMn4gTnTAWuScCRMQAUkEgRjAiCOjB0bQziMYXCQoAbn9hyNrh+BUmjDlQwEYgMJQLvdggAAgB0ZY1RZUGguQgGPg28uyBwGoW2G0jH/IW9gEAR/oN6El1ZBzMxtgw3uIW4z4Bw2wwwrih9VVXDuzk82VmxF4ACTyu/NKFe/hSonrx+PJKdcYF00KHdcaOxLklkTJjhU8qZ8KUaTTslpjURKxF4QFQV1zOW/qEM7xL/8Y2xY/ih3IwRff+Qw0Ohbvgkiwuj9YORLVAFDh6UH7fUeNGY8g6RrJNZ/l4E/3at8AhBeRIDBJuUAL4Ur+wBb6TTwb5BcK3Srq5Q/VQbQCjYklbMImvJIc+9GdHWESxrypvJnCIgx5uIJx/EOa5DZ+UIIQ6NwYeMVGKL6D6AcKIFoUkBM6vEuQi4xqvMvJ3IDQQIEOaE4W4Ak93UsjZowuDJplLYjXbQcvrZCqoENEQIfH5YdnOgZBAAJU5YgeAAGDglyY2Fx6kE0GjIkWWJvoqz9wK4dn/EZ+KGMrtoJS8WExJYcuZgBSSIPbioKDAEsKoAB6uAAGoAF+8EV0cID/fiAM6EyHvRwAlDABD7hLDKis72y0GlS0l2NRSLlHSbM2GbleVLoWQUI7580/62XYD4GxzWEeOErC+/ih9/QVI1IXe8wRp5OaD2EVeFG1OZKQvQE8Dam4qaNldBWkw2MMKmqUnCyj4EE6UDqx8byReFWlszJAf5wpiDGXyamcd1pm7n02FyUkldo5Q/oXeK0uqEkthmi8x0PKHkUZlTkgdShhfu5nINO8vFgTwiLDv2zh7Xsad5IMG2AEP7ZkiyDk17g40uMHOjyENDiBAZhng8iHRoxVY6kACcC3SGYIRpTLNQA/TIHO5lSEf7CEC/BGD2DH4GCBTiDVSIaHDxBk/3xQmkIaAsq1XBt4RaU5irHFOFLLCZ+uXIxrkCZ5JmrygSO4uJhGDDrp1HS4gmwNAh+ggKll2yNQgk64BwHAgDToBCvot96VAAsoP5XmWzsBCSSWThaQNvdlL+clWO9lJe75ut1RHf70yCHxu64kopIqkYp6Fw50p97APWZxl5QzZlrpUGc7K1DrpAADSUPLmgiVJBBLEnsh31PaqWWWT3f5FuxhqbrzZVO6Zeyyqq3rIjzZ0NGBHrLZqX78tqEEqs7A5aMjnvQUlVc7yd/BqLKp5Z9wzxhrHEwxSg8eGXvwK33wpXz2Z+qu7sFSLr0gMmYaAkKWhx0GgC8dHMWBk/8HCAB6GL3SE6674IcuBIFEvkQtvgfPTD4k4Og8lgiI+FsKiOSE0OF2kIA/HIwbHgzQnZssQIIlTQOQCxI4+YcBWIBRAAHp88V7MAMKMIBBuCwOOYIfqE5BYIHcm919GIF76ExMMNeCCAI4OIGi0YCQAiLcDQEL17clZd3iKYwBYHG35gcgQFQJsIKEyIJD9gCrdYA1KD4dxsZLdFVxDOLVUOkrHsCGZF+XSyfHLpZ24ZnWkp7vMG2Gk5ENaTlBYx7zQDBVDiT1+TaS4q8jZDmhmioKpqNYKRffy1+D1ZsIwyAa3ddaA2eGPK5Lq1GlCjYHebUEnYzC46AONKIVAW3/roHsdsRXPO8RSBkzGN2qP2o4bduWEpsMUyOqV1ls8ZPfSvuHQahn+mkKXpruf9hn6351WA+gxKICGhjoqlBpSN5PeaytE8BOHxhjfogBSbyADeAHLrDae7hdS9HhwEROEFGzXM/hRizbPYI+DRgCZ73i1UO4B2gGRICAXRyCCsjptAUBynIzOCGAXGgHG8JL3XQbCLhdXysN6OtbsoGIfugAcnBOfsj2YYSd8l6zjBsC4kwDB8CCIFCAPrBSC8ACCrDTG8hbCHDrhJhkcvSVV82FdxA/mHOYl9szBbvgMq8kPP/4wxbe5HEw1LZHgiFKMRt5UCKQNRJJB7y2lDiX/xZDDZsfIpswIqoxs6IwoRmBJVLqL/n6wIfLHGAucwop2SGEceaAPwN1FcMLDucVV6qKsMcR9J6i+rbTz6jyT65xIotkoXgxlOKSHblqjsOjYJwjlt2o9M6e51tqbntedabksVjfe76PmSFjk8ICacmKafhMrWdi2gul3r/E2spKSwpKmo/4B0Ykh1ZATglRMwqQVYFgxMDk5O/YAB3PuL88TGfHuhFXywoaDHNsILa5h08kxjWQAgdqG7iBoLaRrBGQQ/vkjJ+O465LlBIQgbtshR+QfMAsWwlxM+Dc1HqDgEMwgBt4JkTIxg6PBwHYANBHB0HY+INQ6YsPD+g8hv+LP7HX+TOzuWuuC7Sq46rh7Ukh0lhcy8eGK+5dfy/Tweu7xh3Uqq+xEsAVAggkQ/iVG8jvID8k/I7wM9jwIMODSCJOVChw4cWHFI9YHMKwIMJyB0WOTLjQ5MSTAxWSxHjQ4UCRQyya9GgS4ceGCmfilHiE50mECQ1yZGhTIcaIBBMqfaiT48udJykuXAkVYcqXMiO2vAkRadWvJSWGLKnQ6FmyWE0ylCpSKdWLJIuG7ZrV4ESHSNuq3EvzyD8F9uANLkyYsL3Eibn806fv378ckM9Brmz5MubMmjdz7uz5M+jQokeTLm36NOrUqlezbp1ZJOxy69SVc23784MA6ND/CdjANmPBiSIHCCBHIR9Yh/zyUUB3YsMQTHju3SvABe+/fg7aSagA98EFdA76IdTeDoP3rAuJowOBHAiAdggswF76j5+CFNUY2SD4T+QGI1CQRjvtOJBPQgS8kYYEPfjjjxXvsODPhCwooUAUEA101RFw3JEGCBosVRJJ7FUzwgpRwBePBEpEtCE/gY2ADn9DQCaPFO2cMMAzHVDQAz8MNINICBY+Ec+OUPkTQjqC+KPVQu+EkEYIT0pFU1BDrcUQX0YRtNJSXLKF0ogjWYUXRgaBOddLQbXEk0hgCZVTTWG1ZdNMdI04BEk0gVQmSDtJhRVUMDZV0UkXscSUoF6+/5ilT3+1SRWgZan5EkVWCdUSVEUhlZaXey2VUUp+6bSlRXTxVRZTl+YlFKIjPtoWVCzBmNZDJMEJa6hGearhp21GxaWoEI2ZakOdonkomGnBWBKYN/2J6FUV/XQTWomqdFBginnr7WH2DLBPY49FNtlt6aq7LrvtuvsuvPHGW1859a5Dg7yuAcZPDyC0c5y2QgmcGzoQeFCCSxWVIAIE6KTwAD/7FIBIdZi8+I88FJxXgZZIgJeGA/JItIYU5GCgxUOIWiBBPB0AQYQSUwLAwn1O3TfACQX3UA5S//BZgjwApEFOd0dYgUA7gliBBNP11ntEOUGE5ZVB4NEDgg2fKv+lUAwaX4FCFEPE3I7LYNFEXDsQ9IBEbRVIQA4CKBQAQZVBBOEDBBTEsIYDEBhw</text:p>
      <text:p text:style-name="Standard">A0RSthPCO9Xys2TSSyfqa6NfxdXXprCCOaulaqXkpUvbCpp5Ulmi9atBJMWJrVdRsTqVU1g5xCmJCIV+alcrEdVT6mQGWx9cHZMlZqvQ+sQoU2MhKrtYGpJ1+aizq0ensp7jpWlL6pXK11tEITX66BE1dWzwTin11qlVJSe+sT+dhetFHBGvqJjRdtqXnu2f3/vvXL6e+rW8LsUTraYzFFi4AvitxJBrCuaizD8QmK8FMrCBDnwgBCPIGnqtoxxUWIcEUVMBDKSBHuiZVMqcxo//EngAEfQQwAC49ZB/bCA8IADSEfYxAurgYR+Lys52PpiTFoqHPD/BwhvM4LL73Mcg+dhOK37wD5zRw2AlyB9CEIcAFpyEZy1hgSDi4QAsHEELH2gPPlj1jwpCZk7U4gcPISAip0HGRv/AYhrucQkFBGGJOXOiRlLij04kjQURyQ86KDCCE9xjRwtBgSAQ0YwR5OFAQVlSOqpUviEgjnCnWlWlUmaTa/lFe68y1q4GFTwxYaklo9OWUvjUplQJBFcpc11P1FeW+qTJJzw5n544hSycTE9gXwqTWPLiJ2Ay7lGby0hOZJmRm+CFUpozXlBWtSGgVI9qxeMkmCZHpkAF/0U9eWpm6VZpJmj2pCNLkUmdqIcSNYHllIYLplj4opyxaE8impJlTeTULP6JSmuaxFKnhvkncXqFTQrp1gATI8BxNUYyjUFXBiMq0YlStKIW9Qy9ykEDKtTmop9ZjsbI8QGOYeVpsXkjANKht5HURx4dkI/iJHYPRBRgH0HB2IA+CBbwiGcNPCHZMWiqAJ61xRILGMU9UBQFEzCMOxZIyH0EIsN7oOMODKjjQMp4EKOOggJr4IcJDJAHcqCwHID5j5wW5RSZMCAA5FCj96IYgnjI56kHYSoEnFrG/0SsAHmoRgAUkBCRxAAEEEBAB/CIhCp8EQEIgAR6ClVJK51qsv+Sq+Uvx3S8gJnTJKcUSkzKtLlrXUVXmVPnZh+lLf6dM3mRq12ZKOXMySHTKqTSFmyUs8tVba9ZoNWsmK6SuutV8Xe9k4moqImSbLUTVmZZFTf7tydQOvcurvxkTEIrq7W0qiLPEhYwkTI7rpyueOAbX+xwaa2y0GR2pWNd9qLJS+u9MpZmg+Isx0QsNFXlH4OAhwARM8ACTgEyDlWgRxOs4AUzuMGk8ZS9LOhgzShgBBBIh4E0YAKfIcQEKPiAAQRb4XuQLR8lqM1B/IE0RPztIFOtznVMgkOTcSwnPJUCFw+ChQG1AwQi2HCM8sMHMwAAGg/ZYDvQ4Ycax2hhGuv/ADRoEAR/nMAHJvDPP6zQiXR0AAUHYUEIzKBIBtBAKFXogwHM8SJX8qMFFwARkLgFGUsEAAJmOMbMEAKZCnwgHkq2R70awtQBAcDLMeKZiuMBgXt0GSGYKMA9GAGBaqRAAfdhCCQFUTi1QFKSyGuucdeLymkaK5rWyhNoz8vdqZXqkuC0Sce6VDyBva5PtOLJ69InlWyptk/CQqcoyxIqLdUSuSrJiUHzGRLb8g4o3cQve42163uW6SnbKgl+0bfKWmHbKVmJr2edm8pURcuX1iLu7vipOw4J5E2uSwmquwupVcKEWLXykmm7UiiaCHMt40WUW/SiTBC213Gn+scK/7SQUMMUhqGOgUwwIDrhiVO84haHYEZng8GLi+QBMzRDByEAgBNc4AMdyMMxIFDT/yA5HfcIgQdQoAEM5NU5ljiJTBFRw1ZhLEdJDBtSwEMOB6zhLP2gADkgQVWYy6MAuWhHOnx85fJsJx0QEEAMUDACAECixz/GdAja8YY+PKMffXBAHOfYZIalIw0UCMAaUGAABNzjECPAhDalMgQG3AEd95BAAPrQjAX4qB13TgMCrLA/hOTjDe0A0Qc0IDeh6YICP45qQ3CGjnaINIUPYc4xehyDtSzJDCFQnJgsGz46BS+79A7LX1hJPOd+Fkbgu2U3b2VLaaEuLWpVnyyFS/9qsJBXI4TaJaJM6RLhetJ8mRrlWCK3KvGqxSZzAbXpnEVustASU8WSU0GtHWvqI6tQsM+dry9Xbm0K+1SsrZ93F5/HSdFXvnlUTp5iJVoo7ru0rSvdsHFOv42X+yDPZ5FTPJWPWtjJ/ERLtwTYwpHLwz1UAl2cBV4gBmagamScRlmgG5lAPnQAORQIhhXIMaSB23nA1P2DPXwRhqUDDLZDUF2AbzCFdCDCIdRUWRzdeWgBa90YeRyEPGyHBPgBBBxDOoBcgYCAB8RYTfSD0IygGcSg211eQoCZ4aVB6J3gIghAJDjFPhgACBwDEsLgFKpUDyDMW8wPZMBBeCThCT7/3ihgmNvhAYaU0UTcRxSgQEodA8jF4b9cnnKQUF7RlE1xC+LIx5Nc2uHkQiS9w1MoRKZBYkBdSv6kVTfp15jME1SAz/wVHK4o00ZEX+a4D7HV1zUFS1rU3k18kpvQTmYtS7gt4LfZEzPpHy5lzhp6hVssG+2AiiymjPlYyuWslyopz/ZwUiY2E/rgk/GRyeeQD6oBRf+I0jIJl6/lCpl8xZoA4BnxksFFCqt816ZsiKJImznyH/BoGyrKEjd13zB2xH6FX/shVEItlAQemMRpID/2oz9q4Dk5zQVdoArtQz5IQF5BXRqInAHc3Fp5GM0ViNudgD8gDGAgwT/IVMVA/8V9mMfJtBpPeRVPmIcEWAAQtAI6hN7V2RUsHcQDiAAA3AOBVMMVFIAl1Mt//IQVLAAskIMZkAM3IAA+3EDNxAg/BEEFXAAIpIEupEE1dEABbMB/FGXtlAMDkAKBxGHoXQ0GxIBgFZFQFNE/vCQAIMIJuoMDRKVZ7RI/oMBLjcd9iMRYhgdveN5D+EN8aBpVHME7CIIZ5AIkQhPAjZLvAVNqRQst6YWmoI60yV/uOIV2KWOt0FcxsltxJYqadOJlLgpQeAT7oIqjEE9OlFs9vU+yTM1aCUto6iIzniaWFKZp6onZwITAnFJogdunHUrrRcqdmJq2oBu2FIunkJJldv/b8rjWbuYE8XmW7OCTK+HX6Byj9Ejb+5gN8LQkvMnaQLGO6pAOfxFmm0RPkEFgBP6DAUEGE+zjP64ne7anR1GQRlGBBQaanh0UZnRUzWQVt1wLXujKp5SRcsTlRtjWXgxhGviBPWDkiMBGGQlfI6CT6KgQVAUBO2AFX3VOR8nZf2RoUuzKW9QR9dUGBkGmUbIOYJwVfRLEidqiL7WJVpVR+glMSlSGnA3cY7KoQBiTr7wSJvHTdylKaGWEb7US8EQP+3mPK11KndQWoWgW9TUFJi1eVlwJ6VBf8HDToCwKv92bMBIXQCkHee2EdJ2FXlgT62FPtUWptz0fcT0LOO3/jrKx3/cEDO4pZjpl5pXQyvhkSbDACDU6RDJm0zCBY/S9SpJSF5TKBeT43ptuk+2pBfiAhDQV1IbYI7gwHGEw1HmeSwW6p6d+Kqg6UMZxFEFyGIROZVewUZO2ItSMSM2clU8QUc24omVqh8n8QBTUzD8gBcJABq6AZWX0DIC+Vow0BU/IalH2zBBkSKnNyWUIzD9wBIrtxUwsa2UYa1iuEH26UZ9ARi6BD2qtkP4ED2fGX+csV/j0U10k4KJIF5KiTj3pFnGGG7sF6ajkjyfNYuuRKZmokq5tDSw9ZnypFf4II2p+V6+0ZO9xHwDu3idx5qKGJwhFCmshF508S69o/2nunV9j9ubm4Knm6EkmEmyzspNyAtP1jRJQDFOsvM+a4ev41JOiAty9UWOw9B6gMue1ycm1ZKM1Rape/AMmVMEAhMvCEVC5QJx6hirTNq3TrkZGxacFwlaLVhvwYE6z0hqxvg6aXJ9B4Eg7tIIP+tN0OaPvYQ72idYl/cYmzsly5R+x7enicE6znqOUqsX2cGfp7Nq7jaOTQhuxEEqZJhP5Eet1Lc788EWjENe0CIxkhhOUmkWd4ESZnta8VUto/QrNCkuOGtzmbmOEnuN9aayuOU+/bQ8pjgrqdMWI2IrbvimVbqnWcuk7DezseOLA0u3mbo3zbY7aas79fCfy0P8m93xme2muk2qt8czPVPAbZaImcX1EueWR/UynGA1CJgyAwmEqww0AY2xqenbq044v+ZavZ0BYBQ3kxQULXazho7DJKw2mTNBSNV3SfV1WeSDdB2WJf9ZmJhosb00p70jX8NETUeDf3HajukYmwQFscd0bvKnuo5pjPgVu5q7T8XEbahom+KEa6xmfXBAvbMIW67pj+MBPaOHaAWJObjHKj0Iw881Tzvpp9Faf8laTaSrgxVLuatmidQ7FuXHjVfhWCleO5BKseoDrrQzc8hqcq7ziqlHF7VqioKJuMRrnkdLWmGoKLolmswYuDw8j49wm6bzSAXcsq13mKRbFrpT/W7vGFkZighZogYAdLTxI4AEtrfnuMR87rbVEGIJRXLO93tqma7zCnsIOKi9tBDJVxBBuTKPIYvd1LhdrifkJKcninmG+kq9lY//ABZCaUSSWY8L8FkF9YmqqcWHuXvEJS5DKZhGDRDZm1/AsYJzIDydPFze9omb+MPNqo7o5V2P6qSv/0qLYmujOmva11i62oia51q4xb7FEaudA2zTxLPRVC12szsRam3bpzqCIiTvVTi9FSwjvz6tocOsSaiReIjRh7CxOKsE1Jt7aDhNrl3USHzbvFitZLr9h5jgV6uUmaS9m1QMUrUJxL2J4b2MUGKcGch9HtES3Z9SS0cWF/xvJ1mIn2dPNXiYO51czKY9QaEcaRJZ1Uool6qv9gZNp5iioiJfv7uXvoFO/LmdSBJv8scU166nnKqBocbOjyB/zopp6wFJR021xgd/yuYRi9pOxYvNkzgl98Y5HE+pwlnIvCw/vvlbOyhqesFmZPqrMrinepo8xz9bxnKw+D6MPQ0owt65nBkxAM+bohPM5bmeTkpIwwykUUXM6ipuhbha1yCKzSUr6GIqoZBsYl/PJ1lI0W7K3MbV8sZlWd+1unq4wZ6Ri1PG3IEY+QoZDq8NEjzZp+yN8qsPGWRzmMPJsXfLtlrI5MyxZ89ft8cMj6xAwTWOR0k6cNMuY+tvvqP9rvkYzqcGpoajunnbfLXPWqppfwjjbww5bwXWPWR+LCUusLkV1cZ1SdHYbKvmivZlT862stxXxvs6XOBGzKOOW4P4aBiujqaxXBA9xWp/OeX0nMyGy2a4uL2LWy7LW+bhXKLpiXZvi/ZBivqlOYl8xm9J3R0OsNwYX50IO626sM2My7w1b/sS2ayrgfFsO2u4bIk/y40LmCL+xXCpAHZOnuBRQHotvace4jE/cH8tGB150ubKa9S1gvqomAYbJsqgiGPMPSVaAPt1vqfXbpESw1sSy6XY4mwjXNjm2dm9Sq/miWLzOaJrOWMCaUMuWh3+PwEEOMupTZqEmTT/jo2b/339vViI7Mz1Nabotss2WWvYM4ORiVvLFEjRyDtqioq3BxLeldBVlruyOSTUtU1wHNRJ/d7StWWSbKCgxL1vnEmhxSPjM3sM2MWlhl8qWyS11Yz1Di8Xy95w2b33J+fWFOJrwV/kheZK3rfiJRYTWs7MQ2wMWxsJ5dtJ2KkTPOLAHO0VBWL2or2o7bhnzLQQDi+rWtTB3yY9ibDsB7UZLMKR+c/3UjnC5LqX7IplmBdbGVnDzaLX19u9kEz21rjp9c3Z2RJYyX6mYYqykY1qxtXhGKHmnO5drovPltqMUbutNX393CbLgd77iE1Wz12KaHxOf15az9qrZTjgZ34D+/1ZzObhxQR+jgjoQOzq09PNpLTCxjXNw2jm5+98CkiulwDT/zhe3DVR/HzkjT7VjGrEnhgmKQ06ywLQYB4WoX2dkq0pnhlNtqPilClBiOJxDmYtoC7vTP30GnVsFbZQF7kR30+vxFDdbwyJ5/Ymk+vYyART46XN6L7Uwb0Vbx1f9FvU507MxA33PkytAZ3rxuJJ4KmkEtx/70nrA7umVG1Pfy3WtQ9EqSratFL5g0+LumIr9SG4y7Xx3Tnj11iyk1rRzW7hXmOb01rfBLjq8knGfvrukmNZSm9I1U1eXExP3HGNPULCen7k0ydMOr/A2+p/0hpq9hdfykeZ3gWvn9v+uLToweEGzq3ePDBMUtFfb5sBvLC7owTJ+azUEQnH2pSLtpiLQr0O99m9/u4xqalecPze+ta18+AXKMILpzd565xyFe6G62ZcWGQNsKPJwlvLKbWU93c6K3S7TtaFs9AHEkSH8+CE5goQgv3L8BhpEeJAhQYcJBx48QnAIQn4XMRosuDHjRo0XQyJceHHhyJAiKXYsePGixogxOW78KJKkTZgKK3p8OJDlw5ERIw4dwtGiwoQIZQLVeDKhwJcYCaYs2NNmuYYit6IcCHWr0psCmW5tmtWmTY86b5pVS/Cg04RaP64Ve/PhVZZV635sCPQkUKV5F07V2LDm1487twr/FrzW4F+qi4F23ctU7UqJCdkqDUnSamGiNXfmZGqx5GLVN/mi5DyRLl/ZZjmOPKv0nwJ7u+HZ6/17N+8B+/7p0/fvHxPk55A3d/4cenTp06lXt34de3bt27l39/4dfHjx48mXj74QfblyNKiYd49dpUyNMvW6RkqftVircKduhih7rYVCWgkxvfLazCmpYEJiq/1qKiwpoHZS6j6qQuOMP44ExEw0mUSja62eJIxKr/5wOqy/De+KbC64GMxwKf5A5AonE+N6STHVVvKospcYROgxqmJqKzOXTgvKMKIYyikpCIE0MC2PIJxpLsEKGzE/AydckrXaGJuvqNVefBIi/8ZKFIymGIdMECfJxjIqLdJivCunqQBLckrFQoJqMLHqxPCmDlmK6U6pGBoqsMFKqmmvtHK8sCzVOEIzSqledE0iKytS8i4B/fs0tpVEy6234Ez1DdXduCguB+Ra/Ued92SdldZabb0V11x11RU9hdYph4p1dpU1LK7KdKg2qsYETae8yHSTp7RojNI/22yy0qUHw3yyP6zsulKoj67sL6nJlLLqRxcnFBC1qgTz8VOTxpLWIWxdxPC+mux6Ed7PoMVPWYn+w/CpbD0TF9DNEo2UpPkkHCrZTYWEV97NisKysJ/wKnBf0jjk0lN9M4IowENNaxYpkFYrTDSSyQ2Xx/8DL81rQHyLJJmm006TK9ojLePM0nnxW0nbPX1MCqIcwVxTYJnD5O9ahBUD0kMSMdIQwflcPgpo1ob4kCjMTPS0PxZLJKyl3FAFrtRTh/tniimWm3vYuu2+G++89d67PIuQUG8d9vgGDy1+zS2w5ZYQNDhQvuSKzNqKJJ624HsJxW9BAIe8uMS96qSZ24mSvprEpkKfU2HOyA4RpI+V9JTsr+tyzCcKoVZN5vuOmihqC23PSVCrj0b2tc5U49NZv94yWWzj6UozKKTCmnDzI6m+ffOMbbdaM4tdDpNozRJ0TFuBzSVzsTGX8lt5xZU3NGiYKA2TUJ5kImlg1Jz9imf/lcPGkkvxM9/6RuMjt/jvLCd50ob+AycpRYU2PvuWmtCSKQquaEsDMxk//jGItpmKbbxZlXGQoxxYDQ6FKVThClnYwuv0Sj3AEpYLr1MirLGMRHeSF/Hg1ZHMvcZM9+oLZjRTroNZEC1WwUrYpDKlnLnIMs1jnbMaWKYcDQqLI4Og2cZVO0cNCj+V819KSPM4HMXrLbFRXfrKpKzuUWhqtnPMGb8HFflUalNHaqNOBmSSIMkmapgZkvr4OJkKyU5jJkKM+haENH5ZClMD6xVkxCKvHE0tc3kikWggeC4KmQ0vbwol7zYntENViVtYJOD3whWUA14LMnrqoaE8Ur1G/3aJNfeL2V2qNBUmdcWPPmzfo96yQIpULFra+8cDBrC2VIHQHm8j4T9exRwaXhOb2dTmNr2DrHL8SnDchE5UjiSwRXpNWhTxmMjgosUh/kdBhVTgMWlZrv/M8X4mshbm3pW0nWRsj/08HV8iZzDIAVE28LxeQaHyoQLx53pXkZ8va5ZKT/aInH0h5z27VJnKDbKdsFRZwwwlKTdFSowtIssx58W0NKVrMDh717YmRcauRYpzmiueWCj1LrBwplijy1oPjUXI4hXKlyzZVKL61MS3KEaDT0xdjJZaOqhBJWnymdwEKycZpvnyUnJ80oHO9UexDYVgctoh1PwlrSt2Lv8vF/kHJj4YHOCYijhTOA41kRMrcf4VsIEV7N6Q9bd1UKEcg/2HEuk5p02NjGo32pnWMtqiybVuqF7b44EeisOG1keiexGRy0h5mET6RV6xSdONljTWNmLOaUo94k64Vb9TFg9E2EpWKC3HEtFwrF1UYt9MEHXABgo3NXcsp7wahiGmQo8ugiIpWmq2uToNaVKbKWxn3viikFmsspVUEL/IuCyziSqpXQwuo8i2Rr+VVD6WKtZZ7les+tDnWPiSnEQNt8DKSJalx6ItBpVkrc397I8/o1Z7axm1/Hr3Xt/lT2qqF1PHqfJJy6zCALRwV7uiSpqvkts/rKlYE58YxSn/3o7fYhhOwUqsVwb91IzLpRL+8kWNZNQMn2wHUFEOZaAWW2Ip3xpXljbqKZtiVA+nRx+7UKapDJtp06DcpwG+t3iYGuBPW5bPU2JXu64MWJIoeM+X4tIrnSHrjozYypKuj02LG6VrjKaxgiXmXo/0pL4Q5pqWzTE/nJxy8xTaFrISlKfDWzITqQsop660TYiikrr4pRgVeRktS37yLdNJv4h46s7vqmXyFtUonFnSvX35TCLXlEqU+smCQVQe2JY4Vw97GK/FGbE1/apiX/8a2Cb25q+CpViEEWVKDBpwg5tnR6u+2S72EiYS60QgkmEFeHmsTYHcSTzJNPhhS+xL/3SFlDz7NI2WE56Yzm6UslXLiIC0G7C73KeZMfEPdxBVMoqwyFqyzNvT6EvJfE/ZGLQWJd0rTS2jwdoatybMusoz7+vQyVz/zRFdAr6L0vy2706GNHr4ZZyybmRTIqK7efkmmO+YLERPs493PqQkuuQC2YdibjZSQ2KDn6qoi1N6KfsVrXapl1Q6W1BQRoN2spy1zGbyBprAkeZe91riYF8d61lnIQy/6eLA+q9sYuLSbYXuVUE2bqi0BpPEPvbDlGntjl5Kq45mXDtkgvmnO+WRyu59vgU1aMZowoyTe6dF9MqZtbA5XpwQur8Yzcxz+FWu5EZNJX7DO2V8GhKI5P9eyuwOUERC3BPgexVuxneak83NLr90hsuwubFT+GJYug66Fialq9s9+5x+1cKo8dbzRJmr2qctZpXdKgkw3Qurks8ItIJZmu65S8tvKzawP2pvJg8DL874TtTUqHSjvETYbwvJILV9sK651ityqq51978f/nXzJLC+aexjh7YrgK9RwXLnlNA/r1JGo/Johs8c5+xGBCxQBD0ET1J8Zt3y72xOhGuYbvsMI2IGqJLOKaTObdzm5D9ATYOmhEviq/UsD6l8j6FmzX8GZp8wq+MCxnRMRLyo7dXAxsmYxLkARQMRZofKZQHzjZN4jo+uZ73wiN5EUOSATKMOxMdahI3/Ii1eIC2+FKcxmmXMtodrQOeJ4OlgWEnUhuvzxkXhvEQuIOQzaPDcSuZxJMlzUMdQrsipYiRUWkSNgI6ROEg3nMmZpI449OFVqin+AlEQB5E8WKzr2mOwzDBazMdldotjqMVQkm3lJEifmoU2Po1SIOlMRCkH0afSiK5LKEldsgR9kIYTo2WzsmtLEGnnJpCcluhhEgOevu9a/iSPbMhhDAjk2uL4agdpsCR55oRdYA0jUs9NyE9a/A3CQinGkkmREu3zoCVJIpFaRmbHXA5dqEUH4yrmuHCp7uSqpge8muyrxOpy6ARMWssKXYIyzC3owCtxwIaT1NFoLAY/pIso/86QW7rInNqHx8BO2SAsjlgjGxlCwsQoFg0nAAmig9DvVE6lD3eNbgiRIivSIqWD62TI/oKKkm4xC7+o3TSKC9toopQQ1HTrtqjM3igQ724r3ZyQxwLjLDBFQqCKYvxvWuBLTYCpLvKnZLKmpCokCLkwn7KqcbivQth</text:p>
      <text:p text:style-name="Standard">iH3uygmpJLhJj8CxPZZyNafwI7sTRtDYPF2+nJ6oNEqmsQpZlZdgqlNqq+NYIezAr+NLFtojPSEpJlFBSi1bq+LCC+hjPS2xjdyorDpMi7gqOLerpE8dFRRzO4TyL+FTvLykprvqpbAAMlLwn1eZQyxwkyXjLAAnM6W5tD6OpD/fKhKzuIv9HkzQDcdjWAxFfTAnhzHsqB5kW5+9cAifzCU4Wcl74RC7VTL4aTo7AZoOarE/ConnEx2qqRo/gyFoKaVoEb7fWakQM716woqJ+yMbu8A55qbnAUelO6UCkKmjW7fRghFK4sfcMCUV6cMwOsPna5+2W5y+YME7arpdM6yoiKnaghopMJ2XuyzR2UHwMTB3vEaLeKR870UicMBZTUntcZ33uaJNwK6cwKmAU6vM0pn5KsMra7Nxk6gqxb+NQkTlbB8xkCQlsDZoeMjjyaq9GrNdK00Vf9Oq47rASa7Cih0Y6706Ebs80KqEszu6ai2I2T9zUp0PcQtlmTM4GyGwctBz/Vwvc0KZPeEROhqlqvg0eCeq/jAci9gPtgLNGePFpBlQ7PQQ4L88D0+hdvm9Lz2SyNMr4/BEtu+yL+mJDadFOKAZ3sC3PTuZ2oMTB4nPlKgmO3mfmbs4tfe8M5ZQ7M2RJoWz31vS3oOfo+mXxamRyZMdjuIZLyY1TwAjRrEsBeXPTfEcKe2ljIvBNYW2/vAjt2HFAbUZtnqkze2MARqj9SAxGc1VXU8ybAIcG7A/PkASkXi/REE5EwcuxEOiHHGymcgz8KKruBvWiwi42OeoF5UwflaROQuMvtBKQAhB/JBNPRw+oasQoj44F+dRJOEpOtczUfGtaVeQx7EmVBjRZ/8zESYgr6FjL5+AlUayvKEPkyR6LL8Um4U6JU4XPZbosLvQFz2KLZkrnzU5tRIav39rHkprzSwdWewZpXg1JyAgStd7x0GRJcbZLlcDsDXGJTc4pXD62pPIuPIvEJbj0Jz/QTw4K+piCVD4MRVMUbkBzIneVaIt2m2CI2GhUsNqU/JTRSRGW7hAkzQBQkGZSfcCEbBT1DI/SuzxK/FiHPbNSQKnxLbCGuQ4OMsqHeaLkEkstvNCNSPTMQdvE4V7WMOtFzmCnCjFE3MqT5M4zjr6KCJGI1nLQPDs1gRCt0qoGh9YKfPgUzNSEW3qKHbGlMhKnMXumXz1pF980NtSoLP9WC4i6EtD+pT/zxXwcUBFV8UtBDdb4z4jAZ2QVrs+iNJBAcgrD7C4XFt/ISwal9Wmg7YKEZCBMNFVCqFSmjm5E02ib13lTyBADJzUDi2sek9Asqrasykd3Kqnua178Nn3oTQBBK1AXbRiZkvtSFpnS0ShsDIm2VmAby4Jsb2J283OLlUXgM9MAM5f+5GAObV2Q1ccuDeiUirPETugUKCz3c+9Qli7h83lEh2/BlT7GZQOZLd+m5pLAUmymBIemwgYxC+ec7zXCAnPNCgcNbYPyowe5kc8KcDI4Kxg/Rmy6hx+HDM6MDIvQqgDzKIoEdS89YxWpCIGshr0WsXEaGEf/9k4r96NEmelET6VUVHR5n9eKr3hvMrLYarT/GDWGgwug9KwlsKxdltHddA4Vq+yBwFMreG7haEo6ew5JegSrqCsYyea1ekQL+5FaJoLQEAocO0TuqJSCBXPJru3arFathGs53yfMBmnZ3HMs1lDBROoyNC2GnVHl0sxY07GlVHDSoEe0sCt3eWaKvJhbc3a8KsXV3C1cgLSKbrQ48WKVzbGBX2ukVrBs6cQC23E9Setm+o5dKEtQyVbftMsmYxCiSGt35jX5nLAXOcr55Gof9LAzd0OaRgwQsZibuzlXkBY1jQ3SHsdr5zFtmQiy0KnAbAamfmpfesdBPxjaTNbC/3pxcXhH2ySOfyuVzIxzkK03tBjZjzerhPFz24RVTD72YvC5awpnUq7HjAhPYa0wnrb2uyrvTjMKb5OzP38nYk3K8UAxjUMmNYZ0dixLiGJHifPOogsU7ODqmA35QA8MoyEXpQgWpErKnVbjKYcozDxSc8sWTRIERXbTZrIk8cpPnXDKnpYGHTN0ygQZLbuQl3BIdpwiVn1WinfjM6vYm78arN2jV2dUseyF50QwuGKLyFwDZvIllVgQQqXwlvj1rAowQqiKbunVd4i4t3y0R0jyrf43WA0aTAznOWkGebKPWj2VaOKZLCdJ1TzQhdkima2qopC1v3LpOfEU7OaJRv9+srGTipDsBeD47c8irzRyrrTAMeKyxdz0D+6wRsxoGaEg0d6gKKOnL3UgRv90ToKvayq7LzLt5HTOKqOiartGTagixGB90eWIBuRISThx7EOZEjBPjmz/smcd0sNCjP2GNqzDW7y3IyMDx9gs1nCysUAkK+K86CMvVNsUsCuL+DLG7K7vydnoh1XRqby6xqdej50QzVWJbzxXqvTsYr0eaCV30spaIyzYBLtwuJw2MJ+DGK4j6x1nBEuclLakZxEbsZOI+eMEVVvDCqccen5J1cKMe+jsU5G8DG+vzeVaaQrNOVsStOdkvL0cCRh9Tocx641w83YGTmfsSwh5CGP/AtN2WO9EyvXn9MNc5Lj7IglKWK2I9pv4mAp+J8QBOa1489CaT5SK+QpXx9vMz7w6WCxp7S9rtbN34PL2HuqS52f74JcdKWmiJNFYkey9w/b31PnAl5gREUP7hjCJYDKUGEWrthJZy1hf10iP+a6HVa1+tJJ98wy3hRi3gNFso296dqSyaOMMI+bS5GQHiaTToxMKP49vcXnPwRZeJjpIxO2uwWplSdpeq7SVblHAYRrBZyOy0ApZDC56ZkrR5Uer9sVlDzp0EnSo+a9VBcX4iDqDx7K+k7Mmg1pyd7l2y1Lm8LCuQig4lPcfggG80Rzd0VxGvQ6wJL04s2eS/Zhl/5eyQY8G3wApkor6lS7FUOebL1V7jCXYXFrbqErry4hkRXJZXKpqS2zs3/5SHv/2VeloLrWxfYjrn4QrvYk6g8opcdxCeqqmMmHkjqzxgoIJwQWSxEUqsEFqAbsRSKDnJ/PukUxYt4PTfPb2BkuQlLUVQOBNRhK0plyyT220NXe5YJRIFL+0H31PQWmM3w6qtW84GblzSg3nQgs0sQ080PJ6MbnE7LyVM85PVj9sinXtu08o3dde3c9FPRDrvIFoueSESzVeZPdODKfMeoMEkgKWZ3zM+o5oRlxS3l+vzo45Hp1vpszNv5CZXl5ve1MunnKR5VK9xnJJLxTYU0dnrP+QCDsDpoi0/uApULWfuV8v/24nKomHXKWuk8rc19E+HHeC5jHWm0fTFWjAcTVsvaGDOr4Zrb26B66Fv8olq/Zp9qOD3wjVK3+HhwEtr9Ce7E4/8Z0LE48Ejlx6Tz99nrpboikWZrq/Ki/jIquv2VS8m8yZl+3X35vVPJwHq1DwyaOWexn5nU68NOmLmdF6mt70LH8Agt8QJPz4leNHsCDBgwX5HUFypCDDhhEfOoTokKJBgQUtbiQ45GPIiw8jcvToUWLGjQNNYgx5ZCQSmBlLDkRYkObHhhAT5tzIEWPEgzEb/uQI9OHIjASHNpzYE2dSkTihMhUIkSbDmyal4hz/ObHlRYVAb+LsWvQgRpVIgfbsOsRp06xRlxJs+lXjRpdka0blWE5myIVPYRImO3jIQa4Ki3olu/jnYaVAWfpFidDkSJOUMa+86TNzZrx9J7btarRuxLodN0POONgkQ4YlT0fN+rRvUJxrx/LcOfNo4LN/pVbce1blzaUO/w2CB8+e9On2oluXvu/fFH3//gXrfq67+PHky5s/jz69+vXs27t/Dz++/Pn069u/jz+/fvNvy5VbR0U5+w3Ynm93WcQZXmBRlBBfRpk1l05b8VRUQhjNdVVwxt2V0WINniTUTxOuFRhdHYFUVV5/ObbaUSnlxKFtmnmVEFQtrqTWYEaR/3RgTk411JKComF11FsYJqSjSnih6FFkDumYkkxd0YbhbzJdRZRllZmFEE0jbbZkTKEF5ViVEUnJ5ZVetbjVmWHGGFyWIZWI1JxG0XanXUgNh6BRlPlEVE9x7agWjgxKBOZjZrk51lpT6jgTXm665FJsT6pkUaEeomXcnbxlZheUGyp05YuXepUlno4FaVhRnJ3IVkd+JhXjT4wmxxJB/zwwgHTXRUeddANkpw93/zABHoHKLstss84+C2200kp7ULX+rUPDtMoC+VljDVoI5LeilUSirBSqORyDcInGJKZ6qWmRT4nReKOGfjK31lJoQUjTj7ke55STwQk5Y7pHnv9JUZAuJonkVI1SCGtvvlVE2rooGrdUoTPGuRJudZ54XIikfRkrnlkStxOpZJE7JGkv1ehnVBVpdVJuyYU2KHMop4baRPE65m5lshIWmr9t0cUpigOf2qmYshHZ4mo62ljTp5VyW1aMOiM8Fp0tioUUwoJqJGTVVyn1J8hY3xXbmF2SxfaQSub6MYiQqi23Sf9gAmyw1f0NLBfaGRveP4Vri3jiii/OeOOO51etQeuUE+Dj9WH1kGkH/cNPdw15jieTOor69low96xinzXXSpjCFNtaXKAVcs0yhydzZbtU5SFhVaJxQ2zubS/KWWTKvhVK0lgtDkxzkh2LuduVoNn/+XS9SavOUFN3a7qbyrgdaKa3kkWt0aAO68Qv7Q1yiZjWn0qpctoYVWsY3httJXqKwNt5MYgWgdU2Bw1Haa8qzUUY5qA+aWhd+EsO6VjmICzRbUupqR+7TNWhs0yNSPnTTZSI5qpOyS43CHtUuywFwg29zlZty8w/cAC4GPptWP8oVrIMZ7kc6nCHPOyhD9kTuWvRgAo/LFBGOOeff0SGc0j4xxD+8b+qqKk3f0pQ/eYVFlldKXtV45PzlmZB+znPLUCyGGNClDHO/UQ8MQnCaGQ1Jabwj0X+C9cFZxWZlFBmTzWrTNEMAqWtfYSO1uOJTkDSP7n5xlxabAzYUIMa/3GRDDNfGluMlAIuxvCFQ7ei38Q+mSkR4bFjO+qfWOyyyeDtkUuzu9DRuoKzq8hqImpxlbxWFj8a+e5FkiLOrfQ0qFo+yGYyE1lrvGIn5A0teLP8VKpARprfuIxkcuMfIJkZTbQsyZBP4lDDivIPBfhtOr/CTg2NhSwcFnGd7GynO985nyD6hwrrgCd/PDIEBYgAARBohz/RAQIJ5EMBnWMiJH1jJ2IipWJ9UdjpFkQkPWWwgLRZjvc6BCax3W9W8rLQQzZwAXocwwxpaMcx/IkIAVggCglDpGbEJU2pIOlDBjSLmuJir8PwhlNpoRdoWKazQqERVFfBKZYqqSXugf8mVkpq25yu+EZxVYmETEteUUP0UkbiMm7xWkqShsK+l9SmVT45EPxe5zGUCI9n7uKYXIiKPHz2hVG1YdL6aNVImyAmVnNZDVq5NZNQJkw3Z4QjY3w0wa6OxTXrygs3+STHDF2qOCuB23FSxCpbCSSBK/FIQsJZzr4Fi4b6mEJ3CGfP1Kp2tax9HLn+U44htlaNIdmHAUDQjnT4Mx28NcMxEFGAfbRlgBqU6ejOBqPk1MYvv3Fs1Kq0veYKtq42IxPWNNbN5HXnASdARzqOods0+Lak97jDBlJS1gS1Bo1OQSFy9OWWFVJVs/OqVU93NMz53ct7qcRMNPFkKeFU7Vv/QBOaaVxjWNjxiJvg2802S6fAaxJlM8CEJsWCutDfvAht+5MKvmCFNaJW6CgV1GoZ26XfwooSUZ060RcHLLYPv60mAfYUcWf2rStuk18u1mzEIkoYvwa2L7/DjGf959LKckVNniJaBs3KloeEc5yhNed2bni42Wp5y1zu8nv685/KzZZ3FcBASXVLAQmcQAAA4EYaDjECTDD5OJYCGHInk90r2bVfc/OrHWEDoxvFcbD8ZYuj7oaakTAgAORAhAQCAGkBdOAeIz1EATChRM61Ny/Qu+ihVvIAAwiiDxtQYl6yR1Yr3cZQD4iBBAQADw9vdFN79VCUG9OtKM4YOIaU/9jAVqW/QIvvZ0tz5cf2qGQ4Qq2yy4Tlb2bTRfym9yXjuuajUCXB7EaOa7S2yocI48nFGgmSZYWYkGi5v7GBTHrgyqAXm3ozoDZ3abwksvLwypZaIvjeJMa1nStja6veEm5GZRNGKwM0J5UJsJ1TQDnHKSxi5aA7E1enly+O8YxrWZ7/UcdsC2IFBKCjHRC4wAA+NxN/LMAAg9g2h8L6qfVpL+YQ49q3iUTKSq4QT4CZF2Bec1mY0vvZUNrAHcgBAh8stwIfQEcaAKAIdgjIsdAGVGdX9JV/aAAEkAhAqSXGyIblUS8kkocD2oEBe8Aq0ciVqSyLi8hRPS1syXuaTv/6G2jTuaZspsvgmhqFoJcvyal7toxV4JabU0ZymVxaCHwbmKhk94gmd31acBoL8LV1ejFcWya6u2ca8fm7l8rUMH5vRE1V4Vptg7rs22FqGm8q5lC1fMtXfkdUQvfrJllykL3a4kiY6RnXwnziPoJVZWARy7TqzLLGnw/96PMwiJOTbWvLYY8P0KMdHchHCZ5CmyAMhbaTdUoJYQJzQP8o7llqmCvBFnsQcy9mst7YuL5Eqbc5aSUbCEAaQKABAtEdAsICIUByBiBce+Qzn+Y8hmFBMQAC5HACD/APfWUiE2Yu3HN5GtIPZ4cBFXAzmDMqchI1dsJKhuVR+bZrcBL/L8r1GiX2NURWKVLTTJxUJK9zI5U1d3PFLWnhJasHPvXDUNQGbyIkGW9ESp3iTUDzNTBDYtkzYhplJH1UFtWWTDooPXtlN8jheDvhGNCmHC6zKt6EOUtGYzNnGa73FzpDTb2BgSkCJy0WN29YO2PVXP7GFgjWRA73NxA3HaRlLMznfNJHiIVoiNAiT/QkIK1lAoZwCGZwBfkAJOUQBW7UTHcjNIcBLn5Gg4VCeZU1ZCdDRwQGaG2RMQj3MFjHQeSzTHMjECBFDxAQgAZxECUAi+hwAQ/gMHQDEs91ZDdjA4xADhdQakfRgFH1LnzFD/JAAeTwASBYIZ8YJcnVMoyk/4HlM2MXM3bmA2gD1HnDQTV7kVC/5yDoV2gkNnM50jK1oVillyL5p00181O7EXohY0d0tljJo4726IWKVHt9VG7IwXBgVI3IdHvjEmQ7RXboeEwPpiVUYTWAFhqZBFMOJoJ8RDeChVA2WDPEM3nSFoNw0SPmd5BSwiRT5isx9HDZcWXNd4gvCZMxCTn3A1uD2E7NwQ+9gABpAAEGYAJqxFY+MR4GoWnzIyDtYhm8ExJAuUVOVImkxDkvJoD+QSqf5R8kwjlZKRBR8ETlgDBL4TnmAkWZ1mncWBsPcAHoAAExsCP/sA94gAi4SIGp4TkV2BxMlBOm1jkcARNOxA89AP8C9ECMeHlgllgQlRgSo8NSsDQEQfAPHZgGH7iXIAYXYLhcn5gvPZg7QYNu4OKNqrZIeDNFyiZUk+JLTAE9QjFG+HQxk/QhkcNuQfFVEWldhUEVndaCm9gwxbNAGpIksLmQ5cKN2tNLAulnNIMhnCVs4rOB7IhzmJEuQ5JRklUbz6RWuREi5sYXkddjz/mCSmNVAZRTznZYv2MvOwgpoOWHo0Us6HRDMgmf8Smf5/Fa/mF99lRQJeABwigBmdBEUwdsl2JqUdALCwALaRAP7XAPCKABwsUU+1AAEHAPIzAAMQAAI4cOGOAPBWEC+YAA99AO5OAABkBQfskPHYh2FbD/AQVAAfFwDOgworrILQexDx4KoroFAR/gD98HlP8QBBZwAiDgXe2ACAjQDyaAEEEQEg/gAR0ACf5Ucmp3c/sHUmrZA3tBEAowAveADgGgACY6BAOQAhQgUmngACOwARyhROXQCIqAAf10DP/3AVbwD/lwBf4Up/7UDmngByDYHVZgoAjaDujQCflgDkbxlvdQDQVgAWNKD4eAAACQW7qlp+0QAhsahn5EWJzkgKOBeoPmPGExM/Z2PfyzRROFczMHPTmoG9OUHJ/phvozeDFDMRSVXfaoOUKTGiB2KZsGFMJ0WabRJwVWF6qZe60Tgr2hUy30g6JRX9dGd2NCb8IH/zyc1FGngjP9I1fRCW5FIiEM8lVCAWWxkoOHpS6i9CrZORXY5VYFgZLJ14f2IHEU957zaa/3CpPURzmLiJ/dAVLkcA8pUKIGtGqcYwkB4AZpQA5l6k/kgAAWMBEQeg/3cAEncA+UimYiMAABAKclZQbocAKWYFBmF5kFYID+VFKDKgEVIFj+IAG5dWaUeg+kNhq2BQKUiqeIgAcJWBD+sJN6SqlSYAPfZymQMgRVCgFXehT24Ac8KQIm0JWNIA8dsFtpoAu6BQAo0Ag3sQEp0LFmQA7tAIBIgKIkdbW6RQ8rewQDsAAJi6e+ZQaIMAIERaMFgAj38AEY8KTp4GgAkP8G29cOJDVSl6qp1UMzzIVt57JTpXJAhiZTo+pkpleKF0OKc6YgkSEwIcOqAqYXFISE3aOQDONzngubgQJNDaWMejY6xbE00els0npQuFSGDLZ4uHJYUIidKPFUqImNOsV5uFaedLaAaTUmbzhH37lH8kVTVeiJ7Ag+ntWAPaJ/R7hezIYR6rmef0NDLZlONomv3wu+F0cuR/Af92lPT2QBLwsCbFmXs8JIlrAAo9AO1YAAHkAANtAKj4gOCPAOaqSlEgoBiNABBpAPAUABJxUCGHAPECAA+KABCFAN6QABHoCkBYGiDuAAafAGfbAGGqDA6UAPz2gULCCp/5cIPoD/AgVwofPbDAyQLUMQAxQgwRgQAwTgCK3gAMGFEP9QgP70BiPQDwawwg6AAjvMgxGBlmppA78GwxTQDoKAAkPQCJyTDw6QDugAAB7QDwVwdukgCO9gECZgAP3ECAIQAymMAFcQA25ZAVYwAhDgjP3gD1YwAEj6A60wChAgASLAAvjrBuRAAT3wffygpYoKAiBgB/6wASLgAf7gD1ycBhLQA1ZgBfZQwWBjUbwxfCaYJ4bCFzGoHDBGjSxCPQ7GjyO2G0L2Z5lHgz4hZIGXE+pInFvyMz33dpf1OuOYYScWNt8DF5prKEqmR9hJPZ2KarVMGTZyeZBxuDIjndTYLcr0/21pI5Id9nqh6nZ2JVePwbsUdiiX5yWHEWAy1i01U6vmIlF9ElaXuYcpWWXU0Z5YFr7zTM9dloj/oVqdgwT+EALp0AEoAJSZ+kQV+A83YADc0A4OkA+NwA/iFwQEkAtpUA0BoIsCUgAXm6EsexDvEAIpCwJPWxAKkAKI0A5qCxFYcMBpMKEU2ERRUMUS7AElcBBVoH0ZrRImIAIUkAYUYAMFYQ8CILZPewRHsA78UAJb2zlM+2Z98ABNFE4pcA/xIAAD0B3iKhX/ygg2MNBGnQVnN6EEJRA+awbcgIANMQDdJbeD8A8WgAAJvQazZxAlMMgE0QMQkAa5aJcCsQ0BYP8AOOA5UfAAUI2LaVoOEErSafABWpCYEtGB5PCBSEBAq+cunLg1rKso+aiRmvxnuYlMvcRVI7lN+4IXn7drvhp5s3kqCcKKcqMhQrUTpWI6F/YYmcucDuTKM1WDqBiQgrZXv6dIq11/EvVrfbVUGmG6u/l+4joplzRkiMtn5Qp4C5Z6UrGAiJeZYrhRpqqCcWhrHnlvbyEYHYG9EHcd24taFlfP6a3e7wRm2EJE+VynZ0e4VlJdceEPuXAM6ysQjTB1QbAGVvzPnAOh/fTPsyHG/XQPXpclKNABxwAALNAU/90O9BCyoYHTEBDCajcE+IBbCLChn+WWEUoPAlAFSFD/AS/74EPwlCQWw+TgB1UQlQWRvuTQAdAwIicxBItGDu7waAFwCR8AAgk6s+fVRAdeDSmgi1mJBEAgqQigBEHAz8fQCj8QBUNJVD4QmCdQaj5jh0PN4CUNgvywD1t6DA4gD67IjCnqvhrCusyBOy+CUyW0NJQZLsGKb3a2qo4ljeiYVY1nm33kibI6nQZHc47UJfkXKzkjYDbXedW5q/m3e9imcwglka4hhDhWNU8jJ06WKdTDgr2qSKLyJ16FrfEYg38kMO</text:p>
      <text:p text:style-name="Standard">/jFhbFMrjyTSlkaNDTe8DzMzpTzqTtKoz7jjfI60DhHAMAr8EyrzVUr+tt7Me+Q/fMr/A0dSjq4UgU/8wSwRAaIIxT3SVbKyBI65OFbbfoIACW4K4GsQZSkND98BsnngYdYO4FIQ9ScAyRSH4Cws/t8OD/gLQxbShD0MP/zA/w8AFiy74VyDJoSQ5ZPRji8QAjAAlZXQLwsxFBAAd3cGZAu6eCEANcMHUmjgHcV8QKISBsOwpSkAX7bIAOgAXlgRp1PYwMkJV5raZqxM9eDMZivqV8GubmAplpBxzq1akb5UEKw7m1uiAc42lRthxx91y/2pCeGmBUIttzk5mV5TPlRjJYtbvNdpGpqjzt5jE6JSKXzjAqRCYBWdxvkhRMFndjsihhI2P9gtvTzJGRB8t+tEfZlDKivllDMv/1mjk71sRRbfggLgUvGWZrF2J3yZWCxXWOEOJ7R7Ar2Vvey3dDHofslW/5jfNak7MOlG9PQcBS/SDDAECn1Bs5e/kAzaCWPqlGeqmfgZmLYo4HE4sHmAYkKO2w/pBQP00PFHDmDwH67fCwjmnU+vzT6EAB+YAEOvl0KCAzWTkAAoAOBi/SiJDfHvClP3IE6fvE79BEFxHi1QBnK0CuOIGWgGsGvPW3DhADJuAkDB6ZFcCvBfEAjAYCNvAPZz1yHbD+WYnUGLF1AJHmRIt/R5D848dvCL8bFgwIAAACXbp2Iawg4bevwL17ATbwK/cPYzl+8hyQw1Ah4ZGFCvlhXGj/cGXChAtJHgG5ECM/nCRB0sS4M2jNhBgN4uTJc8hOnTQT+nyZtOXPolGRugSaNGrRqVCvLsU5kqhPmy59IkEKc2dWo0imqsV5NGtSuUWR6mS5duvUp0p5uq16Va7MuFS1thzq9ybNnmB3ymxrF21SoTEf/4Q5M6rYlTt9yqQ69S5apkqNbqa6FjBokomdvm4ctaXPxeVaXg2Kc+lWsj/DUsY6OWlvkk0/Sx7OVSq/f5jgwbMHXXp0e9Wt3/inT9+/7NzPcQcfXvx48uXNn0efXv169u3dv4cfX/58+vXt38dPnuT+cutoUMkvwPNC+sefENpxAIu0CmspJn42uMAM/xBi4IuqGCQ64aMbCkDkngL26eufNRxop5UfoqipnAcuQMeBflwyKY2UPKMJQnQg0IAfK5ZoBwEroigoKhQfCKAaCHqIIogKPkijnXRAuMCel7jjxx9BmjzGSS3TOabJPArA5KvSbIQghiNKsECAQ+KhQAQThmgEoX4cYKZLitIxo8tjugRBAyTKYSEELtuhoIAN8MLoHx9AoOcCBv7pzZ4T7mmn0krvDOEdhfYZgSM8uBBtoX6kaAcDLfL6i66tIIMMKNFeQowm26RCqqe+iBrqtOP2k1Wq3GR1UCHSXjqqKctuW2tWt5KlabdbLyPWrq76iuutuE5bC6y/GowW1v9odaUrst70Eo4zolIFTFje/Gq1pmH5+s3ByxoEl7GhbiNW2yEWvI1bv6hqzVl3A7MKK9+CNQpf3Ug7Ci2Bz0oL177Eusu3VC/2NmPDhnVJL6jwOjdb4HD654EqBtDCOpWpg2cAe/b5Z4rt/mHCOwFvxjlnnXfmuWeff/6Z4XKGpoJAoPOrQIJ2IHDzY6FaraCVUaTIp1eg5LmCng8qOEKjDgvgwtt/TCpRCc5WTMMBeWias1QttHLrCAZISQOEHvjB4g0ZLdCtpiAyGgGCe/CA+cERQKg0jXsw6IW5cvIh1Ukz0jhm8nbyTAMCwr21NaEVb7zb807bAYAF5rjrAYL/Ju9sp8nLKWfEhiiOKGeAExDR8h4BBlhpIRsYIWcghBL6hwUAnMwcgA8KKKAD0lkgyWsPMbG6JAdkrEA1dClz0EGDpsWWJcNQK84uXKvlvqpzx9VM4Kig0gqosGoteNZoO6dKLu9/1RgqpzeLF8G0ZTCODVAwW8mMYZryF/39pEGtAQ2yaKW99pFrYvKSzfdQE5bZYEV8GLOgw1CTKwDCJjm1IdhkJhOraC1wN8LBimigdRqQOaVvkWlW7zpDv87scH3J8SHEWkgYHP5jHyxDInRWBjPtcCcHNjtaFKU4RSpW0YpXxA+v+tMfGmBRPg9oBiQEYolbja8cBqmCANhU/zWyiDAfFEBHhgB3D0RsDin/GNUxPnCiqayIHg5YQ1DWIAV0pESDcSHGAshBATMB4XgSUEK7EKKAFKCjTzyBFD8sMYKTtCMeV8BCEJDgyB7FwAr+8AcLVGmFd/hDCQooQQ+lRSYbGKUcGzhBO4LHO+68kRx+WMM7WJBKVQ6TBZlQgE8QAo8AgIAiaUCAPxDCHRug4hiOghSk7CEAdOiuCso0kBlC4I+EcIqOeLhB36IyJ5RwzWIu4eBcguIgr2zFKWVhUMHwqb4EOrCAKexWA59iLOHE6jQagxuwypir7mmFNWNhTPxAtjDgMMxevRqJs/b1PogCMThOac1rLDMTof+wy2EUc+BvIlaYq9zPnhELaQQ/E7f4zYSl8HSXBvWivny2sH4S69yCSvoubxXHXLMyqiwbNsIcigVb9NqYWT7aMeBgrCn/UMDKtDqdAcBMZtyp2T++40WyltWsZ0VrWtOjxf4UTa3oYQ4SfEABXTBSMb0r14qM5IFYdgsJJRABBKrRhwd0bSMe2kduxnaFstGGH5+TwosU0raUsIUfFpAAOTqAAiQo4UAAAEKQ7sgP29FjQkMj3ktKgIVcVEoCKvFsGgRxkT8NzbaF8Z/BGBAAcsSuJf8IAgoAICEN9DVGprJtcqnEHJeAZx8aIBE6BLABhAxBA9xIwwUIcjp5UKD/VBbgiz9ycYxxlhMPXwMR/+RBKlPds6T0TM5berWbfQ3rf1ZxTW4wCJqWOlalHRNfWw4IMYohZqMTu598pVqYquRmXvYcFmAsusGCuXcm9vsgur6yKpH9qi7DKQu2alIXCs6Fvzilr4Nxo5AAVgy/OWwwotT1wt/s9CbL6puyfPqY0hwnWTpBVks/7NAy8jQzCbypsiqGqpX2qqU02mcH8SoVrE7Hylp9WXZmNgUovtXLXwZzmMUMn58k9z9jJk/SyJEGP6gExk9BbQk8AAHp8u4I1WWOjSaEE059DVQ0ERGpXvubx16AHFJYm0HmlI4OsGCaWHljGl77D9ulgRFu/4ohRgzUI3LCmSRBCEKgEBTICnATBFjgx9/O6DgCzfd+G6AbKmSHGE4dApoWSIgFEEA6RYiHdjcpyGSCxBystUMQmjLIhe7hKBr8RAMSCcADZMOPfIAAmuQsByYO+6lgLWVE2FPI8OoS0nMxML4XLfdMW2oZBhdMxLziy2oW6G516SXDgVGhYT5IY78U9FcNrfe5DfZk8f3XMSBzX0m7FeJrSXUyaYGqfPk1PnYfq1j4bQqPZ2JguAW4VQ1c6mIuduKRsVtklGlpVa3qsSlH1IEDtWdS/20xkgsVyHM5y0VhStXiEHrFCYOVxpmTVSwn0R4D4ELMZjbWsaLZ6U+Hev/UrajFdZSDCuuQOkLeqMutBce2IwmJ8dJhV5Dwqh/Oi+ZL9oGHc4IoJ2O7XmULgzYX0SQfJLrHCJI5mdqdgBx5HwScAisMSJJsJZjoFDo8wpxGtPoltkNQ1UxgAAi0Y3dD484RUl5u0GwgAPQ40msu24q/j+ABKmLRPVKgAOa+ZjIl6CtzkfCDVlQE2+V4tuWJEWx+XEjxDAgCUh7QB0qVNyNsR8SHSsgPFHSAHoNGC0JKc2FiaS+BHCPiDQGsrSPv5pDw9Nd+FIw/fPkKVSlVjmZ0fJmhREyH+c7fxcriG7hMNcA2pFGqxLcYKSc0VhGbllQRORGKueqbC/Xxqfv/WQud0goIMp8RmzZ7OowH2x4MmjYms77vyQz/ga+zwJcI+yAYUqfjYKGgkxikcoqniZ+HSyB9saH/4zl4UsGROwgFuDIl2iommpmwarqs88EfBMIgbA+2qjoAyboHKIA8oIgr0AATGJ6EMAEU+AADYD0FGJ0OyIcSCImE8IddQwQDMIFy4hAPCZudwCMSMaSh+By1IRYsoAA+cZNpoiTcAQAC+JshqAAM4DqVMIh/ACwKIAcHQAEuvIAmLIeD+IdeQIB0uIJBPALjaQdEaAYGaLaisIcA8IB94BWOUQgy8YFtMQjAQhxBBIlFgwADEIk7Yw4LuIB8gBQUOIF+iL0h/8AC5zE+fhiVHsG1lYCcY+gAINiPfaC8diCvTtMIjlC+fquSA+kAydq4MkMofJIXwWCh/FO5ctGMBkMgBHSyxBgCCLoX+HuxdJEJ9ymM0lCpEMsKlWpBZsG3BquWBRyWJyvBdYE5AuS/DYwqAFzHVIEXk+ubFQPAcryoFSo3jimXeFQXf+SMkcqMcbMamoKXW1GwHKoxdWqyjOoWjhI4W1GnHksoETq/dvkW0MDGIcstnvotoluZG3QZ7Piqf3gisRLCmrTJmwRCtiqHM5O6oZnDLqEHRBCEBWiGD+gASoGAD4GUqKmcakAAA0ABDfgACEiHOCIjnsAEtkMseBob7/+qLKJYw0DiiW/jiHsIAQOQhwLIhXg4BhAQgSRYC6yZHAgQgBjoBzwAAEq5NBMgCX8AgDTogBSQh35IAcaChGg7CMCiynYAhTtYAxQwgBDgiBFwO9hoic8JPaAoiAEQgDTQGimxwntIB3p4gz54hn4YAQAAnYSYE3QAgBGQh3y4AO+6BwPQRIWwgkVEhxAQAQ8YAXhIGnRIgzeAzci0JNUJgUiaozrigpLCCXv4AHogHQ8QgRRQThiyF8KgKtVAFZGUIc5JSODQFtxKjoZpsvoSvWChvgxrOIcioRyTFnt7OZqKQfyxHx1yPwPklrgRjhvbP4lJwYQismZpI6lajIf/rL55Ax8ZzBedOzlxWY6Xc79a0bidI6kIkh+XEzD+gUZbWb/DsApn0SB52qjZCEDra8CmyrDE+KBrmbjU2CimgCFuUchEsUEkKrrqMActA6suw8kfBdIgRSuquzqjgbrTKYEYAADpbB09sRwQ8IAwZI40WjMnSQc8OYZl2wCGOcY6Si+ZmBMZsQdeeSzekgIFUQg3fD4/OATMsRQQMAAuiAK+eAYAIAdLwdI0oAAbcEIuPBBd4BLX0R07KycDAIFjuNI8wRwHKC4HCilEfIATuBEboJL5wUXncUsTKIENSAHRvFJLqZTNQgg3RFQ3TYeOkDaakDNGyBKKqKw50YV5/2AGy3GAEwgB8jKdcuizQwCTjeIgJLi7NLhTM8iFi8gKHfuo07CViVyX1UhPZcQg+kq/4IiJeWsYdSS3jGuXVukeipofvkiq8ls+BJShjHs5+LFU7CTAedsVBhUhp/KWyOChGaMw8xGiHvoMxACNaPEvCGuKn7s/DlzHrqghRPE477OnGJ23k2MwCctP+GlXe3S3HNuvknSykIxAsGCh/ZIvx2DIiMKqljQ66EA6pXMiHxXSlFXZlfUZneRJqVsIhNgHfJCAygPKQwAAA7jKjolCDKg8XQKBALCCvpomc9rK1CKblPAfCEmbNaCJZ7gCcpAACwACBEAEZkgDVBAAXP+ryAfwgLwkRkTogAKwhG+ElHJAEwGQCDMgBwhAgBjo0ylBgiDQghOwttaphrGlLtnToaeAkN5qgoBFiAeoJNsDDyvwA0Sghya5BwAQgQfIJBMAAj/gBnRoHRDAABboK6hQABG4Hl1AhAvgncsSAKo8hkPYWhYQBHG6CCM6LOXrpzPJhyVtB3TouoOhPprbDGtpv/jDLw38uFvhr4NKDffju3M5IKnKRoCL0W+RpWMlGMx4pw4Vlm19uI9iQPPRSH5Cn2njjAW5J49CDuyzqep1Fe7pp4X8GAw1SGdNV+/R14ExnwWCigSCnwC9wHmTUHUcilm5ipnCivJBso2hKOX/DQxpzdAZu97fuN/wqTCUSkmNiz7nmI4crQ4d5A4uo0mW5eAO9mD7IEK36km9CBLyQMQnbD3p44dG2I1DTFHuEA6SOSPHAonawgs3/CUtCAna4Ql26EOEUCd+mB2Xa43h2UK4ySTDaLU7447+oJLrpZE7yjxxa6gKaT1Mcpxhe6EUWagfZrHOcDyMil6SWC6ZIFMxpqq9sDCc0jequjl1Us+RuUDtyS34aioNUwuUm6cRCt4X64vj0Az5pFegiiiBSRfsvLjyWcH2VEHtlF+YyzlQJEcJehdmYSEKhUYafL/8/FUbQo2Fq5fxlNH/na8J+09lFUEWVRXeld8Aor+X/8uJFCLlIP5jqFIgBK0+Cn0VhE03ojA45sABkXXJLJuCmeTBD0bmZFbm82iYofEPI5Q6VaTfR/MfzEvggVm1mAU03jsIRBS9vl2Jb6us4RGJhGDhJ74jKU5i8CAgpyjnHTqI03lC3cAzZwWgzJOlP3E92hG3uGJismiE07kKhEAtFNwPas7ORAHi5XhCKqmQbFou5U3XTJYLFl2W6a0x6dVP03hem6CXEMwhB9Qn7Y0hVTkgDhrBkp4nmNCNgPkpH0vQcOm/pDrAWC4o/Jw+2aCh+z1Q0TPJcvvOiXLY8OWwkVKg7aFQJlNe9vOgl3LHvlDPLS7IjvlXjpawMrJUpf8eH2WMqHjyK+MIjQckZQRLl4XsIRHN494ooQUK2Qq2YJhcOpRd5rmma5bVyavLOhOSQAAO34dCsFVRyQs9qRWVCZOIB7mbXwFTjgUUPWZBinoqa3MlN3vb4xZNDPiBFoO5T/Wxn/qzYpDyZMc+QBvLZfcxmH6M6m1UyJqC13arC3Pl6KV6Xn6tIZg7v3oCmN216akS4HTE2BTda85J1mwkyIbTjX1d7J8OWDZmuXHZqDNeoQ2NP2ykyHlMn+jVaJBGKHP5T8HuDGR5oGTVTlt5DCkbDQ0l5bIml/91Fh4rx8tQ662uaqfyOMawY9nWTlzO7YphwSpTmRukDnvY0Zj/nMkerOsDR3CcpLqdhOYjNdfnxt/5acjqWWVlbe8VZAvcaJvbLWt+vF4ds42HzBYJDrLy9WUGghaSDGKN1WkQw6j2fKenYRhODCmjNt/ByIn0nRf7wl0SQlj/FZiHqtbFNmuEzU/kLRjkfhb0NLKWa2OMyT4TEjGXYmCc9heTZKnW/mSQgdCUu4mqnhgXTRcwj8DO5uQIVMB+rIpg+fIIDN6C4yj2RqDzA2d0XW/WNhbtw1cx7s8TN8g2H+B8u+QOG16lhpYSlGrtgar/4kh/9SviITocLDqXwWCZlOsEx/RMj7oQNtKnU9aVO+4xD1BFjjDvy2OoRlCRgxWc6C7s/4FI4s25V6FwA7py7kyxjM40fbt16wYi5FbrdClQ8juXsrBAJs8Yc6zl7XG5BconQjvA8vkgcnvsCq+o/4wpoBPx+UuozilvKEN1dIs5j43Q+vW+/XxHJc6KqWgo42Zscxc/BCTIdAftkcFHTx6i0rCoNx6p5s2vHirueK0wBHYpHtPWnAKXGvNoDf2p87HIm8s5Impy/VK/6+ZlV9ZOZAVg8mxplItQXo7l7gbfmL3R6gBwHMSOJqKZS9f0lWd5Lysz23rZI31vf5fA3PZfARrQArwo9ulsXDyJrwxrFMQppxqgwR5f/KFzv4LP+GP2ncJ1qN7I4wVRf2R4HCIYiP/tuHvcaous5LN2sBNKUXOl7L3o3ZEWmXhh6qpSMqpeDsZui2kxUa5WqO9FGORAet7oIBlrlXuZMlOfeu9G8RsisQREwIBp35xyvUDmMCpnUKo3o47TOHJXqqcC5YHRblZRlVE+30hOQRcDuhNbMY260O1x1hLraHRRd+3J6D435MU//OZwayxToh3VBw0u8JbH/dxXqwXH655MIRiE7sTHdRC08ZhqZYWxnhLhGnw3sbJ3vWoMYmY5+Pklqe+mNw+lURZ3NxuP132dMBHLC88f0aLPUJAh019nx2ycPgS+XheXt4hCqUZ+L3TTqY+8ZnmNwKeGIQ+L5QcMOIBAcoT/3xEk/A7yQzLk4BCDQwYiZEgQYUGJA48s5Fcu4cSDBgcqTFhxY0Z+DSM2hMhQoEmPGkUSDNmR48WPIgUurMjy4smWJg0KNPjT50aGRUWWrNixXMaiC23KhCgU5MSpMQ9iTPjUpFKYVCFuDCtxI8utK7V6xWqQbFWsLb/uTOmQ4Mm5B9kOJIn2Is2+G/lmzDoVyb8HA+whhmdPMWPE9g7v+zdF379/wSqfq6x5M+fOnj+DDi16NOnSpk+jTq16NevWrl/Dji3bs9hy5daVozF7d2mGX2GeLPmQ7kuMDmsGNjsw4/CeOl0K7eegnYQKNSdWXI516xCxYLG7LL5QL9qh/y2Dui1ZNadMl12FspQpdHxgiiwR/i0fkaz2uxEV5iXRdgIKVdRRWcU0HlcFqtURUAjCxBFb6qXkYE5voWeeg25BuNNg5/F11HBrzdRThPoBtteFxUmoIFtkBQYUTVaRSNVM2n1kE1MIBfUeXwTGeFdGNCJklk8h0ZgdSjMdddRLQyIYXETh9deghxhauZ1QHqkU03JW9STcS0X6xSFKJJLpU0FPKXmWfRyBl6FUFPE4lHFqMScjW23x8w8mjTkWKKCR6ZNDZZT9kxlvizLaqKOPQhqppJNKWlBBtpVDxTqULmoihPWRKOOWRAaJn4RjfohdXFMVJV96obp15oYhKf9l5JhXXaUSSQ/KaKN/uFr6a4zX+UdinhAl9ZJT4TXJol3oyQicqXRFG960cCo55IkHeonkWXNm2GCAx3HEq2DMqSWVcL0eC5W6E7EVLbgR2mTtjb9WSS2QV0Erbnn3RbSmRwqyCGdJfyH5JbwFozoTWmKh+eRL8s1Z1EjiTawsnVJuyZ3C/klVK5w7QpXrYBBRxR2JThLMX3sqKXRfWPXFi/JQw73o8FTq2YQssAv9g4OgixEd6GORTYaZ0pwy3bTTT0MdtdSyBXtbblRM3RrC5V5s04Up2giSjSLqHLaJyk353Z0O6yTwVTlpK1hNupqqLXk3bpWVU3PxDSHLDcb/+uDAp9p1Un45iukWwCiXpbG2eAYb7Fvm9WSxmw/Zla6FDFvq6oVe6/ymk/ehxxd8dMr0OZ1ZKbXTRMn1dWdIE5YHsb9vv94WhL/OrFF92PZ91d8OzvlfdxQ9paCvTPpEJ/FvTmliR015qmNaW7b+loKuc9nXyxS7iytR9HbJ5YM8TwkU7GiVrL35rItqunnzyfiPAkUb3Zhi9hCKqKKKZi2AAhwgAQtoQNGERSCZws0BezMgldhsKw7hlW9GRZyHcaRCF3KOczL4kbPB6XxzQdBRonW4DSXPTWmBkggVt59YiY1HIaOggk4Cs+8IaEwqgdub+iU2b9lKhr8KT54y/0YspZBsYdDpCteih55kFa9tHjziSnAEwV4Vx1s/TNcEabLBLsqpLnGaXFV8liDz9bB7WxGLS9Tjkvyop1VJSZj6QPaT3SURd8TZVYc6Vy7iAFFgFsNJr7BnyFjZUIcA+iPq2ESmqDzLZxb0ksG4xKYKOS9Hy8kW4O4TMlwVqCRb2pwnr1QT+yWGaPszGmT+oQ9EMWFpDZwlLWtpy1uqpja3oQHWcNmZjNURjOCJlYaOJxhVETOELiwWGU9mlSplzz/DeU/cAqZDrnhwiMesCHsQBKtvISWZc/qSNzVHuq5xzSray1x+umWcj1WIKpazEnua6at2toQkVgwXlKZ4M/8erYhWMavT9HCipeY9T5oSqZeorFkndUYFOt4boh476LZRUq+MNTpLj9LETW0SM5ERWyZVJnkqMm0SPjbrS3ggWk+TiKiLRBxlO0nWz0TisE2JxBwPvQIwgj5phPPxYo6mtcbz3K57AlukxDoGuD4pYJWO0V/RbuDKKVQGq4nyJVe76tWvTq1HmKJCOcD6D4ssZXV/3BWLRpel13V0TUqRHJZkpiZhNkt87EqrIOF0E+ABLo/TOl1/MMc4Ud6xLsVTKmI/piaHpfCnt2IkQq03uHntCKFtcWqUMNhSM2aHdKL8UX6kSCVnaahaaKQVd04qtq91K5zwm5zgeNLGd9X/y3LeoiQbTbpDdZ5ne2U0V</text:p>
      <text:p text:style-name="Standard">ahE2hE/Nq5nBm2T7yh7q9K9MXcfnZMoV7QwgknOkdiqU0n5lDF+oU5a8JFLPT83V4a6p7nXTArHMBZRv3LIcGMZwj8GQVWjBaoKVi1UZQz1D3WYNcACHjCBVdMjJOCGl2aVoHmeM0K0jUyRFtktUus2RTA9a1qmwxG1UiQ4Au3xsXqZa9rCNeII1ymzPTstDw+3xiLucyg7micFz8i6o74LtRvkbo92OqZ4IbOt3RsqQCm5RA1pp51DpVWuFras79SrS25lH+xUK6fgMqiaY3JOvbzbvNKecaDyvCZDP+mT35UMXVY8i3JSaEdLqflY/2eOGF7cWayuSBmpyZ2htsp7wQVxCItI1Q4EXbg4u5mpPWj8Kwwfx8wAHU/Q1SrMYaaqSlW2Mmlb3XSBO+3pTwdYl5oqK1iHuR7iEOvUBl1oqejEn+uylHEsjctDK5wvLVaRQfYizyhlx0SeAg5zCu0SN5X7x/EK0V8jLZ+VwCaTVp2IXNPL0tZ8ZUEcIhNM5UFQsOIqQyYfjH1FMqhu+yIlLE32rxmK58s+m65wd/BW3c4bVIZE3g5L65/HzXd6w3kkR8Zncw5m6TzBO9zBRfh07gFuB6WXbpieNFmnbTexGByupWIT10Xtl3UJGSGVvTCzBANm6wJkH0eXk3Uv8f8ToPAbqAH0b2kABDXNa27zAnbONutQcKkpyGSFZ6wp3z7uzsI17uaNmbPoNdYnn+MdxTHRYhcqoU/XRkJMAg7PIIr4Q+vDF7UtmqVB1diBIvtCO4p3rdstpyOnjtQiRtRTLV0oh++jOjTR7ERoBMy1tyTyVavZqQuzLO6MRVxZxWpZESq4tRRe1LYtmZwZjK4n/Rqf4aRXfnz7q6yFJ3RgweSEkFe1lw42ckBukd0Yes7nv05ciUd58umhtmbBOUhmOymzeETX3a6kSWUC7QFVGIAWqHpfpPnXfzdfPvObzzRdLtCsucOmX+gzlrOzMJ9TmnGy1o28gF92+gBL5JL/BNdNbcnI+mac5CgZfUEYee9xYolRZHtyvgfaKVnoonCAmnVT10HTbpWSno3PxRBduNWWx0VRFa2dEGHP+zSPTElOUSUbmrTKuDDRnbCHlnWPligJWx3cHN1EiKDaZKnTyNVLN90LdDVHisHVXhTgIxWRG13Q2szg7DXZtK1F3HjcrqWJZL0UMCVW4plbE/1Q3qwIm6zMMqlXzHRF71nSfwxdYbXFsHgEy7mcy8GcZCgfpznfF4JhGLpG5xxBgvXSVyVME+nHtfROk7lRjzELfP3Y/NhWyugaxI3bUnmYFKrc8sSPHXlIfyQRkS1WSq3OJNmMyh3bRPXLRI2LgGRW/zhZkAWOT0HBUFpNCShdi8qpR8q8zaiARGvFkE0dXXN1HvWpYAfiC7rUTfuB4sLJUyfK3hndWeFcDnRklMLQVFvsSTa1B4MxTN4E1pm0SbkhFyMZ4HfY0OZFy09JUt3A2Z1FV4UgzgM5ng6uEHAFHCUikg4ZyTwJ2whqYn7gUxJB2+c5EqVdmvE5Bhe4UhfOnBjK4zzS4y+Fhc6RlfTpDn4goJlJob44DnfdCBySTonIyx2WEF2Z3EGiWx0FyCalyZmJW16RUOw0VJhpzsApXB/2m1uInl9VZLJ55PQ1IbIk4F+ZyIydmSE2V0PtSfYwzkrFh8ik1yBJYdGpG4jY2/9HmVBJiqPkkMf6PBEvYt+bhFaz7Vt0qcpvFZruYaLrnOOr+dvtHRKDtM/XBCG/dEmvvQ5dQct5ERNhwWBj3dVpmWIa5tjYFVoOtaQy5daR4Ip1qRnCzQ7skWC/0defZKGgZBosyVI9AmZgguGB2QbPoaH3uA2JwaVcHNMQ9dOxnZtfqQ63nJiQCIslYY/qxFBaVJKeTEzXrOWtyFeDMIfpiKC9YcfUmUUdqRiw6eSA9OKJiNHghEtB/kjm5N1nXeQNgccGvht8KRZCKWEVlgnfidNMbNTZLY+8oSbS1VhVBg4SFYuj2RhH3dF+1F/HsNMfEZrs7Y5CLdldzeX6CNf/6bjmMcHRhIwSU3VieDqlCCZnjWUR+vzK7HSgVdaFEvJmHWYOxphMOunE51leEfpdPRkEKrFjy9nDfsGjYDrog95cbeCGpiyYGZFlF7UTsW1Lfe4Yab0KtggdM0Yg3VnLnuxZeSSSgUzbgESn7J3eljGaXZBYl3nLA2ZoBcahRNmH22DScnDLn0kiDGaRZHKPmejh0bWf4rEEU4DOEh5aBdqb9ewg+/zIUc1ekpUiwLhMiYTe5JBMZ20XxkCh5TRJENmMTT5pjYKISgWFG9HYEzJTxjgJ/JTPS1LnB8JlNQrUVo4eWk0pBLGixjRm+XgiaJmaj/HfSDEkGTkP3cRQ/yhWX53kRH1JVRbujzlwocxB6KZyKoHp0s6doVeFSmiFzO8MBRgdE9rAhVLK13UoHBRt1MjtyEcVHmgNRp/BRA/C3/X1IhuRn7McpYFuGCDNGdeVlt8tZZiIi2cyk7kg3VvRDM+kRH5ulwQmCLR9HEktCWZuS7h5F90UGRZZH7My4JaNX65xabWAYlm4TeNREq7Km3/kDEhZ6/XwpoD4Ee4gyydlZYySCRt1kt78i6nc5o8YzLli6Vwhljk6JmMZywcJYfagyXMMVySqHy0SjH2KkcgVWQy1h+sc6ApowTpemmNs4Stpaqeq7Mr6Us7ZRj6CFbO9UIheE3P5y5rsDP/IcOB8IMcWQVSEMBEmaleN+YiXWZDQOclIkuipCOMjpYn0lIyScNuokGeGbdFxmR7+cVSxTdh3CapIXseKcC3yNIyc8Ioj+SEeSeG4OiraAV3Bailb0lF44ZT20RV89c4EZl622uL7ZRRtzdpooSb4NSaQQaxkmqKXWkv9ZSJfreYQ1lauXuc1rk3jhNdZUN0LUWwJJq5ZqE4mGl0dea2SmdpnPk6dEtRA2E+l5k/REIpW/Q/Lyu7sHpCEXo30AUjutusDShCUyAWeBEy1PKbGOlciIsndhdhA4UsGXZH2DZr6gewNEe/WZeuAKKCgnszw0ibwBEltbsib2N9W4mL/Mtnkr6VbxPwu+ilmvnrNFfXUZqmglXaYdX2LkSTPQ6bfquHdT8qbUG2WaDJgvhJUDREnd2pMwwDVVxKr0DVdvHIQ2dqIlBZP+gXZj5Bhm1peirCNvhmZ67QgkeQkdllYG7qaRJFlt4UY1pHhY40kEmYTt/jeyMnVUKASybLuyTYo7erwDkfNp8LsVy3WXbkq2mVuatEqcvlMntkWkHmrwHAYDLnKhpCHJAWxdnYsqLitSQrhkKVP4cGVIqbm5V7RuwisWciRkAlr3F4W1nHf9f2HwZ5qmixLlhEUXrzhEIHgEpUOu0CXfoRjFHZktTjxIRkstEHqOg1rsNVIVr6i/9TFa4MBTIYhK5cRThTm2G/8BfoZ6GSxom0NDpCB4MXcFCO1j0KuyItInAwpK8jqGLfWpwY6IKOJ4O3MJs8uHGLFxOpaasnG3KbFIw8DczA7isvebs/NDQUyb1zmrMmZ3JqyMKxMWceM2VNx3hazCPkd1Yft6Qs+pFvyidd02dctDsTt2FtRntqtCuXM4SvuUFwaJTGW5lPpL9RJU0kZVmrOJPVCm00Sa7BgnsRk5LZerkBSFHMtl+E51oysyz8tD7bKnkzhE/CZYk/NZlsOEUHyJw+GlF6pF62yIpgd7h3pWvzY5oqC3qwF2idxrOEyatCVdAp2WYjyKdlOsh2lsf/zIhxEVq4ZkSND1PB94dfJJt9fCnNRG3Vs2C6FgtXd8KDq1FN3bZ6cRSeTzd6spjOTtFbSFk4zL6OdLMmjHuz3BoltLZLV0dCzDG1JkVg3T04SluhTNWWRAWyf3gRikaveyk8bgejcmcgr5ht1hRDMNFH2lcvv9s6eLlI1wl9fLa40Rs6RrK8XPdfctF1vnsrcuOtGwsscqYuhqhZz3Ykhn56PCA7VWm+6SWf5YNIEGWCYQWooBg8uj9AYYZ0Zo+Zz2CEn04twic/fPCDo3nOGYNHePJe26HLrHl+m+vJRM3dzs8anGqZXHR4cZd16wpasKYkC95lM6fWHMBXQGsX/++k1c53Qlzqt3FjkXkvaJlbW4jXeKeubmkoRuWnY8aJoEJ+Ybwb0bXquCSfImUZYyjXOBSIVjAC4Jb8gcyZl+nRJdWXiYjGIwjBR6giaVlKgQ+hF5hylvLCZUkUvMOHydZJySlNyHgXU9/FjJimR1x7hLE5r3LrRa/Fuv0XQdpFuFwl2PGnubU1eg0ulQBklvaFtwjCmtaiNo5UjwUJVKrHuyyENonShc0v5lIcGMf+wqCaxm5DNk8hacE6UgDwmJg+TYnKdNuOxd02p2CXdPpKmRzYtYm7v11aYb9oI+oDdQ6v2QhEheGEpMFoF1QFRGaGtrekoR9OVDGvZaD0b/wFSMng9ESFJLxErS9vR2pcL7PJO6S9en4aG3YrtqsL+S+IEVF6spjjDtnPSoFpvcjMvtl7n3ix6aOZaru04Z4CrKRZF0vSN2UIecOwQnDgaD2RFHiS+tRPxhOj+3sI6b0YcN5OTrD24I8q6ElFTebVTue1Gd1dl85eP5kkR6IiEmGlB13hRcF+F5Jr5H9nezQvm7KkxLeG8IfzAGDUP5yOO02faHUaRYPbVmbirytDyVSWd2DYO5Iyo9Rfrd7imOL10T9I+lgXfKg4+lQaBkhmZZWAPOWCl12Oq6HpCHqC+4Cx7LdFJp9ihnZs9c9Qx2rywXZiydvQ82cbZCphVjv+6y7L42PSGVfbcSuQJWoTZaQjdLdepHOu0cEutHBhQFVrkWe4LHej94M9eCnXKWnvVT7myHMECkdpXnYg3XUc7k3FgO61ZrlpbB5q9VHSdPZuiyyGQIccfWWHThluGK2eLdBiNYrHFy0r/OVfTe+K/HTKqlOrP7yJX6qIbX5CX2zj1pdokF4+LNOtsJqZK9e/3SltXc1hlBvv0GVP4Dpab/zySUpbZ9gcSd20V1mZaw0o7M7XEyM+w3gmr+w6yLnwMfbBy4OSDB9zpPe7nxR7v+BS9GbASwVkKDj/K9eeuymXpySngtnNAukWzJ2hiPHl/UbvVY78wQ3eodtV8Naz/8KCkOzdLIOqL1/+hQw5efJ0+g6NUr2Oeom1YeE6zVsdWYXfxyUnYBi7h8YgP7LwTQPDjh4TfEYJDChIsJ3DhEYEPkTgUeARhRIQDMRJ0uPChwyELhxAkWDAhSX4hB0qUiNEjxowGWSLcKPBixIIVH+I0SbIlRJoOkVTECVNmUIEiSR7UaPPiQoX8yl2E+dRnSYYnbyZsevQoTIdfi0pECJLlQZoDdd40y/HkV5M2J05UCvNhw5FPjXK96BJj070k2ZLlKhHpw5Qu6UJVLNis2IgaFW+Ni/Tp0KN76brNiDWyXJc2gbKkyfQqx5pTFfM1vFdkUcVwuz5G+E+BPXvw/2zn1n3b3gAu/6bo+/ePyfBzw5EnV76ceXPnz6FHlz6denXr17Fn176de3fv38EzXzi+XDkq68Knn24VsUi6f1NfTY25L9+7Hd9qrt92M9W1J+EyyinOTuIIrvH28ywpAjmKKj6sKDIJQcDQMmylxHbaK7CK6BqJoZp0IowwtAx8zTDR3BrpIwB9SpEzkCBLaS6cQJMJPxpHS80oyBokKaSpOATNxLg6kzEuzWIMrauczrJqiJUaku/JvO47ETSz+qqSwxb54kgiuywbCTWkPLKoNa7kGjGrE0GCqaGxsIJtyDhPU4s/g/C88SwPWWtpqgs9ZM8pG3t66y+2cPqRP/85PZzJpydjs4qtOC/MTy08bYpSSc4U+msv2nCzDbdRedNtn3/0Ee6fHIxTz9VXYY1V1llprdVWWxEsZx1dabjVVS8hM2qlICM08tCUUMKMR8CE6uwpN1G08TBLK6zUyKvgo1Q2q75kcjAWNzMtRwbRwtJB99xbUj75JtU0Mo2avfCiraI80yIu6202QIh6gg1JrnY87KsYLRVTxUAlS3Amgv2lDM4gzzIQWr46jHDHmiw8DE5xgx04IUf/vIzbwgyzKVhCi8pWpStBtHO8oQKtckRxy5SwKh05nRJijxVTUkyMHKwQ2CYNghnZ0kSul8u5XpPqxzqlivPDaR9jcV7/hEXOq2b9JrSJNlF3y43UAU4NrtV/jvNV7bXZbtvtt+EGL1ddqSgn7u2arFAvRjVOqmgFrzKLSvgCLfYvou6zWLRpoYXMtdgoyvREw86dCCWvWJyp0KqBAnkyKH1c0GIo99rYJw/3FX2kHnO2eUklQ3wLwtRFPNNBzaLcD1pFLdebwtydJapJAUcrttjJzkosaoEbQ1M+twZsCbYto4avTs6kbUtrAPOcjDXVjByQz7pkn3ylj8N6XWrRqOqMrQDVBF1YpbCyi0Dm9eqcYjEtYzL+RZO3msBRzicwIpJ8SNORqn1sdfgh0968xRZQiY03odrNqVJ1trTdjYMd9OAH/0EYQuhgqjzloAEVRDgdlJBFcwtyF44ARb4jEQl0mirMU4JGvsj17lwJw16jIOQ8/j3mbxozWI42tRVAES5M8UnLDseFtCbZCE5E+1laGhgf2JisL5kJl9/8d6a8oQ5cHMKJuEqGmm4FCmickd/HLERGugxoTY4zGRWDdbTubcZp6TLSzL54uXGJ70HvGlaRNBcWf82rZpMSUq7KdTwV7QlceSJYZ+ZIH0L5EWMOPORi8hahTUluXFx0UPRYFL0foctRFJILpNoDldidUTWJUZIXiZWmLM6mNqXSDalwQzZUqUpVG0zhMZGZTGUu8zqYOsI66oYeZi6nYKczSbJ+Vv+m92TFgFXzY06aNynI3UycB6rf82TjMDhCMZTfOmJoGpk0DRXJQPP645yAlRYdqTFifdsRWEJXLfqVjmdEccuWKsQ/KUbJfjxT12kSOCKVPC2gVWNLYrYFxxf9pIHwZJ9oeGcfKnYOiEdTXwCplpls5tJKGJ3TfUB0F49ia1z2JBJVvHKlBc1uLH9R6IfuM8l/+giVQ2WSNxFTJO6xZ00KnBby8LO+HipVpxutmUlagqi/Ga6Nwxqf8AgyQbBZMGwYnMJwioO2aa6VrW11a9zmtg512O2tfsyUTGjpVJL1k4wBhdQKEUozYe2pWIF56vsGw0a3nC8tEnugwL4305v/Ou+cvUvN+bA0RwVmdXmKm5RmZZcuOakElPvDWF7817MsPtRbjeLdal0CI4th8TOM1ZsoT3O1+BhWZJiDF2Vvdy8TFY5MUEtoaPIiWEpiDYfJGy2ckERauIQMYjgzElya9Rl+VRZNCPLZTqIEXeQVjj4yqmIADRi4+JkpUk0yoCIrObkWJdAqfUUN71ZZFaf0K3MLBCISvubLCg5YmGZT64HfmmAFL5jB25mbrujqVk4VESr/oOtFhqMnPIX0svTDGehcgpLDFKZEjiEs1HoSuTHJSKU/OVKycnSloEWkPIs7wnCM8g+B6Hi1tpOhPR25EnvdFKyeuZdEjUUy6Iq4/2fk22/MDqVbqrxpgXo076YyJrmB1Y5IhKTa4mQ5tTCjKbIMvJm/iAohHLnTo1zTC/rM3NS09FQ1KCGNHQP4s9DlDq9JbXKf1UXEa/aWi3yKUWG2fB9UKqhrBNpm3wg0XeJ5UoAlIZ537WPS8Bb0e5/dl0Qhc8gNX/YfmAgVqcKWGwyyalVna/CrYR3rV+dqV+qQpoTxpGOHWPgoutaxjs375UjFa10luqgb4+MRW9KvlTFBU5V7x1Un9ac9XhQWsCP0D+mhBMebauWbrlmxBVIURezCXklSDDBpuyarJQMch+cZtJc9r3y1FO74aIogNmbXapZOcR5dlEN3X2V0VP8iEMq4MlVrYjUoWNaX3oQUM+e28UoY3chQwjTP+twXytoNDaLwUsQEijhGiPKRb3mot/Rthcnn617V2K2tp2YWWUf8p57ReDnxKplk59pj0y4jFichpURWmg0OBDzgsf3GwGdFsKyhHnWpHzOu5VBHgmOmAA0gAALxOEYa6AECCeRDAUPIcNQag93JeoiFPxxgxEIE452GGbkOHZR2cZY+gGIZQwDmhz9CYIYQsIAfPCbtPkZwj3sU4FQATm4n23c8wNXIw9JDjbqNGj405ZSmW2Uye4UXVSFuXLxylxzrpl00L97T2WWRWqIOaFFXgvnlC3vJThqYuz9hzCNeUlf/nixjw29FOo7n0yIYU7qu0WFSSGgRuu+L/2xXMpnkLmVnNXkvlW0p/Nh5RHNlruX6qMXwzg701slDjVo2nZsnCU/tnrn5lgAPONW2wWAxXT11/e+f/2t78DkirK1KYhAMgQLS4evaIR0SMAEXDxN8SkEOxt944gHvaVmCbPP+qIpKan6ixve8aJTA5V4E45Qe4h0EIQ0EwR/A6yj2oQDuARHwABPEKWNyB6nS6+WW5omYZSdCrJDyJWP0qVGE67Iojgjb5O2kRk1aa1xsyfUSqEY+CquQR3yE7uD2ZVJWBAghSD+yhlOuqYFi5PPiomUcR2/CSzCEwmBGZEuwJLf0/2zEAOa0hKzmBMhR/kOjPK1QEOS1RARgljCOKgsopGWBjIeAKgWpYC4rlmVZ6LCvSgKSdoYyikX2PEyI4ESsfknpBsAebmCYhoPVjKn/RHEUSfE7DAI57EZXkIOyBkOfju/Nkg17vC2IliKCEmI4KgADyIEZzIAcxO4CBAAAIKAdYHAfdCjtjEfP7AyUjkcQS0Ljpmb1ainM1M+p6gL2gmJZtE8JZxArAO8YQsAKoqCOEKIFXxAPjJF7vKl0JmknBqZlam9JBsSnVAyMHkZk0OeB6qXv5jBDakpd4OjT8rHztMLS1oT3IvDNdggvYCmILgddcuL5uoTOdOpvOmW6kP+PcwRII4PLzkgLoSyOX7KpPhqOSOALsfgp1IIo4JpqwwoD0MgHoVZEDs8P4r5kGztq3FYDS1qP5FgsR5gsiIhv4OhkXXiCKeRkeGJI8ugL3ZqsBgviH/ZB6erP/oCDmPKvFLVyK7kyOmyjCgZgAP5hAx5gH8qh4hQlRNoHUuLRalZrhx7SM+Bkev7BHySgHeKBGy5gAB4C2PxBADzAGLHQBxXIMqqQIU1ySc4LMewsLD6PpCySe3gv9rSvDveJiEYC8ATvHZJwIloQEQ6hABzQtrjMDlmEJ9XkHm3rJ33qezxjZTCQJN1IUTrFTmjTY0DOC52FksgvjWhSaebJNAP/qjTZ7oAw5VoeZ3/ux6Rigw0l6W/QSOLWLvkK8qmGqxDjEHyErlIEScRKRFg6CSUDUooIR02UZkB0ryilhD0q8zghE1yAhbHeqeHugqW8S1H6ML+ohDBmMot08lkSS+SAcnHMrpd2A5h4Q5gyCDiysisd9EG1sjfCMiw3gAFa4Ab+kAjbcEgQCuBiy8Z+yiirxh4+gB7aoQPyoRGApsYoR9smrbSqrJ4245MICbGKx0dwTr8yZiWh6uMEptooQ82saAhYIATSIARU0MgcogWr4R5GwBgxk7Um8kjAMHQkjr0cqasIrkgqD2NG0G/Iy3l4i7hU568I7mcij7uajC82/0kJdaoW2/FFZ0T0OE9agkzQEitb+sS9zE28gETZuiJ27mUIjwVA9aebUCMqruiI1jRxQoyLKOVEVqhnMs5bhIxGzidLe+cJoaoqQIsiJavcBvP8Hsh6KJMGO8KewhBLaE6ydmghJgjVqrJsWA0UIfRWcbX/HkABaGMfuOAGuMAcbqAEkGC/dlBUN687BacPCxHRlvGihMsEDAAC0sEB8uFFhqAR6AUQ52MM10WJiodguCZ9skRJI3Ve0ovoYgnQhmqSFgvvBOMbkZTMWLAAEOEe0LEO27XdLO1xcilPLO+V2u/2UKsiPzQZuQRb0BTE1Eyo3DT1FCobGUfEhKJmbv8IRxXHRsDTOqOxu/pNQ8fsdqYojx4xNXITQ4jwH59tErdGu7wLzfRFyAAqoOYk9CK1SKZk0NplqTALpFxHtjJyj/AzYNxvax7mllxTCllKYnWJGv/si3rkIFYG</text:p>
      <text:p text:style-name="Standard">Q2as/XCq+cQHUvCCSOZvrJQOLO9Pg3J1bMk21srhCM6yhFRxrXbsCJSgE9oBAjzABLDN/QwjOSrMRMqD167GIILgaIDNDf8BIR5Qx7LlIP6hWA+o8CYEbX/N7LDC7CZlHGcjcLONcQc3qWwU8NphXtNnIfYBD+5VNDFFOXYNKyzMbvzsndzt4TyV2WyKaiqTAnlEt9TScsqwxLSILXfq8irnX37/BvpUEo94cA0TNlfKjCeNFeNGT6bkUl5aRJBq93QCa53OrHcP14ycFyJgKagAcjFLK5Sc16jIYl+2ZUQeKHW6s458iz6AR3plCEe3NGshDZZmory2yHrj908ChQQ/6rdEijEtRFkqotRktf42sRMNLK1CsWwd+IGZCYd4BYXWCsD+oQQ8AALoQQIsIBV5LEMsgteCQAkEAATIoR3a4R46QQPS8SFa8BAQYQQswQcAABLS4B4wIElNIB8Q4B568Qo8QAEKzybkwQHaAQMqYAMKwIjbgR4cwAAeAGfOch94+B4WEAI+wB9KoPD6shEs4ARAAB1Q+B4QoB9MQJa0VQEM/6ADbJgcIOAC7GFTwfXvQiAd5tXo+IELXNBJjXEIEO8Q+LgCBMCKUxgBUOCMdc0wWS6imEfZGLUWw8ucZmernvE18cdpwUV2t7Q1ynACR+92sMjanNDfmEa1kmj9KDnymiguNs15vZSWmsgZrWyfnm1LVK8+esR/N0+mDG75utdkgUpmVwm0kM0+mDXSRCkpdMujIHLMiujy1FF0dquSNtR1qlTiDKhzMCZR/iN76vFEPCp2kjl16GgIw2oQTo0qUW3VPrFBIfid4fmDHqxu2KrwxvIC0OEeUkCIde31AkTHLCEA3KAd0iAeFrAd0IGD9+szD+ECFoAPFDAB04ECNP/AHlJgGBGwF09ALI+iHxwgDTCgAEIAhRPw6za4AmjKLhcwDSQ6hftgA9xiHzwABMwAARPwEJ4UIgBPjFE4HXThGK6gB0ygf18P8NJBEDgzzNjCHItRID5Tnw0ABHo6HRQQEZqBAWiAX5aRJ+GUnFKVSiW1ONdHryAv0CyrFp92aMornog2kfDFpoJGcVZzmp2nHiHVCzMVi1wjL0RMegByGt0Jf5XPjKx5T6vicOhORSpFd4u2k1pTvhwSZ5jifWbL9fgI+Zxv465XQcCCjX7rYpaEqL3pEF9MSCjwRy3Z3Sox2NBQ0k7TW70IsaLkH1ZAC8gKge2hbFSFgeO5t33/m4NojVcE8B8sAAHSgAJiwJ4hVzM2ZQBOgKXJ2AOgQQMwAALMIA0QgAWATQESDxK44RCuwADyIQAoAIUBAAPuAQIEIAuaQALQIR0YwRFuoGj6gQLIwQE++g36YA004AOsOA38oAJWggUA4OtA4AN6AAUKoIaPwaqxWsfyAQSOAYt7gAU8AAOkgPEqrEhR2AFGoB8MAADE+ApQICrNRyDeYaTvOMvMsQENogUh4B7egBGqIQQ8oB8W/L0PwRtWgLRoaJPbD9xWB0cYSWLv93WqrFtaiLAd9aZud9iaHBBZdbLMrb20SVGqlrCh6KvSBXEkb48ibry2bGoi+c9KTjTk/+1wuzVNzklrA0dP3e+npPaorHRNIek7wahQKGy7ssKvUefLs3OiptnIFyM5XWcC900Rk3kZSwn43iPymstPCt0aY9RT3wWk7hCc5g9BEZQTPfHAGvi3RX3UZyWu6LmCdcwfEOAYOgAFgM1QRGI4bkxaGUEYrHWLzzYKgAAB2qEaAiCKC88FERqJFdcfTpAe0gEERMAEEEIBUqAa2qEVKuAi1kAKajqGHyBx/yEKYuANzAACRADXSZQe0CHADcMERKC8QcAGBAIeBCANQMADtlgxSkBbC88e/IAc9JmfaSPx2kEAxDJxVcwsjPqOXbIgnjqnjyB0EQGFkXuLDcLZrf84BWPMLfMnoYzLnYZECYWNIlt3+CgkNCaVShlJhizpUkZSp9rkkZdINYjax4FIm+Zcd3hZhzpTJVmVcEAYeSaKjdwP3NpLTE8KMgVN0ifVR9FUo6aldDRmlPIKTN+o3HpPHssNaBrL0Xowjb7pBg0p0x6rewbTQyXTW0Ze69tJRh2lvAQJnKBoCBSgAqryQLlAHwwsbUKd1PE+77/jwU5ouLPAAeLB4IvZGZHA2I8BBJKbH7bYcLGAAljd1flhHwzgHtKg1b1EWofxHgKAAYJAIlCgA44BAAjPILDgDdIBHU7AEn4Gg034A+KYH3oABLDbCq5iOGAcHQSgCpAgF9v/QfQnZy9ioLxd33AFwgIkIA0AoMSBSyDkVQU7yanx4ByhVAFcMNmXHccEYgDeHQIYL3jZ/LuoxWT60PyAD37GGiTaLkBgr1rgj0xrU3daLqEehUvsCS63S/iWC0wjifyD/qKkDCD4HeE3RCASggcL8kMykB+/cg8JLjxy0OBChUgKVqT4sCBEhxgdfhTY0WBDhhoROlypcKFLlxVXHmxYkKPEmOUUDjnIcONLlBFJOsw4EWRRhRAH8lTpUKnRnC4HthwIVeRQkjN7KjyCsaXVhEKzNuQ6lOxLgxpP1uR5MujHtlA/ruVIVKhcmBzfuoTIsOzKiFXratR4Tp/hf/9y/yA+h7ix48eQI0ueTLmy5cuYM2vezLmz58+gQ4seTbp0ZIio15Wjss60a8rl/vGT56BdCH//6vZ0OcSmBhBpTgzg7fDfhgvoIHgwwW9fgUP0hBc/KE9KuytrguStICHNGywDj6yRckxKPtkSY/sLYaYDi3+WAiQXUeLlRxYh2nVAwc8ehjQU9MAPYhRxdAQDpKQBgg8KNabACO5AoIFEJrW0nhm3XUVVQc4hck8B+zi0zwiItCNBBR6RdMRv6Ain1lVD1VSSgUYVdRFIEO2EFYVKYRReUH/x9VRTUcW01F9c7SbUSj8eSddWM07Ul0p9xZTXX8SV1BdZdVFYlpEpNv8Vk45LNflSSkqd1BCPQ9qFlVMtzVQkSR6ldCZYYoqU4kFJzTUXUUlaFdGWuo3FJKBTzrllUDo6xehEa1mE6F8oVaSkXzZGyuRPDaH2V0iJDmZjVHXmGdSaIUn101FYAinQVkQl5NOnL6mK6YDoydTpqPyoo88U+iwm7GvEFmvsscgmq+yyzC7raTnlrEMDFc2Wxk8Us1GQDgC4YSrjQbI9EMA9EBhwA3r/QMtPCSJAgM4FGzSHh4cj7IPeQPnUhoA/An1kzwf0SLFGRdW1g4AFQcjWyBDp2iMAOhQMbAEC+qGgY0H/MDzAwwsOoUAK9xwDggcKpAsYPz+0Qo8gLLT/FtE/I95zT71XpZQRfsdkaJSlzslM8xHOHYLOJQqcvBM0AJioBDteqdpWnDdlOqVNrO4q50gxEeRpU3baxNFc6WnJEqS7Narpt5QKlRaRcmaNlqqJtiWnW67utKaeINFoJqCDqhkj3rvxydLcViKltkV2IkknkVIyXiuFbitea0VQdukUX3ZSziqdWbcdtUUyMS6jVSMJCvjfVHLN1ugtlZqU2lPrGqmRjqf0UY72vbq4lGZpdevUbFVKUo5iGW7VvVN9ecQ5Rvw6LGPVRi/99NRXb/31pT27GrTYcxbbP+u140A/jFu65BEbnNAOCDas/VcMFLQDLxI9fxhiQv/0/xM/BhWc9QByDpDHUORBAXJ8oH8ZGQmC3MAIG0RBESFIx74GRJWVPKAZkFiQQyrwgTS0wwwQCAA8ipMxAuSiHR5MRztUyMJ2tAMCIHLcWCzQHUFYAT16AVoBEHEImtGvADIrwCBmxY/1MCMELDiCbOjCRNC9blFdAlKBrnKkHYVtCFvbWVEoohO27exuV7Oi6bI2xaykSEc2KpNEuIi7q3xEcDNBm+nQ4qaqFCUrTBkdnoAkI6xtanBYqYmdsEYXNj2LSk0cG1H6lDsuAgZNmbojrKJSox9xaU19QSPunJIm3b2KUHfcHELGApSqReRHjQodHKlGO8HBJI2PM9DqFv8FSdBRcY5sgVxbdkWkqdAORsSpis0iYjaHqOMfh/kH9KDXvWY685nQjKY0K6M9aVFrmpbhzgs9UJ+EVFBHfKkABtohBSxQyia0QQcG7NGcHX6ICxjJnwPSwL/h8eN/6JAC+QrSj3nWU1dHgMMF6AGBJhwhCw6gRyt+EIXWOQQT7sSDvfixgRGA4BhpoIc6lZAwdoxnhWY4RkjToIsWQmAEReMLE5EgzuugAAm5ItOIDgGJGOqQXiEa1EP8QTEAsABXnuScqWBnT9zZUUZkceSklvSVHwHzSmHc0RNTRUyrfFNytqzgGqM2K8GtKTxbIVPe6tLGQsZplzWiWylHsqf/INnTbnYDZi5tUtY37bGWdg0TK61oPL90BZagg9tXUhcjR4XFJu5bCu26SNRTZomSg73ljpDatEW9LnlJBQtY8STIVRHOkUmypFjKVz6p4AkqFRkJVCpIltLB6HUaCt0xk6kYZWLztrjNrW53+xntraY1vH2MuNDRogEkxW1UgUgVFjAKCsTgCIw0SD4o0CJLNGcE90CERIvyD9q0o54xwScFBDiQfn5XC1McysYgFoMhKCJpCFBCFf9xhAekoBoNXIjJNlCA2qDwO0FAAhCSJoEYWMEK7/AHC1igYH/44wFjMwpiOEjO8+CQSA9CBAgMwBz6YVe7Od3KPwZsBglY/4Ehb6RjHFXHlLPItZDmM1QohRenM3KyRi25i5c2B0k0rhKcXgSVYzcE2YRg7pWHchTcvPamsvxVSYiFUYGsVModn4WRsA3rSo7sNijfqI0W8RraejOquO7FcTn66lx9Mrf0hnGPKl0jUqEIVRrFuHGX2xSWKSmk1FIIjSqZcuLCRLsUb1GqXjlLrHYmKqdkMpS6yh2MQmISUN6EzHhxCA3+ASzEBGNYwQ21qEdNaus9SzXTGvWA+NEDELSDAvkIUlsVMlwIiKDDNWOXu/pQtA4dIoZDyd/+KhCejOBzfC7x7j9nRMN2AOClVkBAe25oklVbgrkBQsJHZIMEE/RDEP8ePBESlJAfQbwDCdqGlroNsjXY/gOf5WIO5BxybXJQIAs7gRkQP4SJRmXkH1igQBr8wM4t12hKVXwLUDY5KqlcNZdGMUuTDZvJpaiUcnB07JnztJGp2KnRPrHVHqukqUinyUhyU3Pi7KiXXh682DzCU8Y9pVUXk8kmU0peXA71RzxiKVCaU7SdWedKN25Vs3wTnPsc6imomU8wVopw1T6epTMC85NM0pSSqkI1vwhJULDVOG/2eDIiL25KKRb5+XqCKkdWFXit82YaHX4TxnT6H0wAdan3zve++/0zbIcWa75HanFmFLwOfYi6TCAC6AhgAFyRDcaOA7H2ySuImCj/EMNoQ08EWjAAryZfeR3QnvfAVCb5MtEP/rExNyinPgVpCQtyQQ4kNmXdDmGBIOLhgDXwowICAFCsGfcP1SAGcpA0gQEOEY8PjFDEsYHGG44xwYHswxsQoMfjx/aPQaTgEPdIwSAu1tTYptfFX9JdrAzrWLvhseho1CpmkQQl0Wm2cWv0850RHkhLwTxUgjJlqKI5VbFaThZpgKZajeNKfuQjN4FKh3Mmp7QbYNQjC9gqaIRFlAQWOfJ11fY6ZcVmpwISOQcTlDZpkgNkiWJwTeJUGyE8t3N2YnZoVRJbYqNiLPFVBqc6d9NHf/ZYcaVzdLRjiRRLQOZoX/NFbmUq/641EoYlF3cWG8m0TH9XhVZ4hVdYTeXATKo2XSjkB/0TBFumLor3DwTwBmbgXCLhKf3QAe0gCBYgIhG1DzEhT9/VPxVEeQEEElgACqMwM5l3OwOgPjOzAlFQAh7gagcDLi4RM0OzAUrUCDBFXwUxiGngAPnQbQYAAe3weNwjG6VDRG6HAm6oHPJGOYNIXAGwARXhHBCQDuOzJojxXt4BHnRzTqISaCkCZlFXg2HSYlKUfkn4gDyRFmIVPIGGf5HSFp5EcUtmKkmXjDj2N5aGJauTaTbCVmklR1PUSRvoWWlyNi+XEbZyPmGjF05Ifl3XZJmTY1rkJbLSZLFDZKZVQf/xqGbElHOcFVVe8XFdVWR50iRdc3VTthdARjZOFjhuhXZAIhZgck5O4hem5WL35453FGUt535h84LGU0a9wmnBkhh6h4UkWZImiU3VlGp79yAQgFEdoAEmkBsNYQIo8AEGUDTehwhp0AH5UB8yyVPtgAjmIiIfVgDwZBDdNWzEIV7kwxBrQHrrc2uy8Q8fcw/ORgBBgC0cZAZucEAT8Q8loAHxsx8D4Q8XAJPg8g8TcwxXwB9HoHtB2QwMQANi6BD2EAAesA955mflIC5WCQIFUDQZQ1HjUjFi0jMulCEYUwF2EA/x8HjrqIESp2RHYjhGRSpeFCgVQoI3cjgU+Ef/pWNJbFJmjyN3aUE5mocpQCFx94eMVSJjPkE8YJWCfNU3eOY5A6kbujNFifOCAThvC+hI2nhapSkmSsUlKjJUUcVIvriEMteQ+WcRR+VFYCcToMJkdIWZnJSL5Kci1/h1o4MlJ8h+myU6bsV+YBZ2ZLZIqUNKqpJ2OPGDTwhoYvSLmDQ2R0At+lBbefcPx3SSABqgAko9gbc9wEVq0PUA2OVC5JAHgiAAAeAHHWCVMGQv5SBO5MAM99AJHgANGvABJVJdQxEz9nMV8tR5a9KXACRADlEdx4AI1XAPIWAA8lAAAIAO6QACIsAF4REFa3AFKwQCAhAD/TACAFANUWkC/wfhDwAQD2+QAv3QD81gHZAQAA8AU4gIAulwDKBwB1gADQaAAD6TU2YhcQ6hBBKAUckhCCdwAiFwD2agIPSBHkPgiPeADiDwATGABQEQP7aRRGPjR/gXZVoVdVn3SuW4V3KiFn6WJ3E2SkuhSUW2NkloaIB0Tmnlf1CUnNRpO+nhgKsiJEJScoYFJ5XEFKxFaZS6JX0lJLzkcroSVc9ZbF7hWmMnJutJIcRjjmx3aVbFgjYIkTrlZp0CK/h4fyxGKnOjgIPCWC6XWrt4aEcmaBvoqcL0Sc9oPpL6c4F0IwinJr94Z2aKGmsTgzYjI2JldyFZW1w4oO76rvBKGqcWLf//SWoM8w8mkA9uiEIrxK8YRQHLAS4Og6MrlA4qdAyQMD/h4WsFkHlaMxu1sU5AIi6XiG8QgQVvkAYS8AGv2K8oRAEGkFMgEQXPkDQutEIidYlS6RDhE1JxGqf3sH0NwQUGAAJxilHHgLJSYAMloCT+JxFqCTAflELt8K+3ViP18wESgA5FmwY562woUA6uVDxLsknmY1WeCmgTOaiLyinUSTU64TbLeCip9DRXVmnFdn67oXBpIymj1EUreJ/hyFS+5HU80p0nM1eAtmZhEbYSKHM0sau8w3O/iZwWSYxlCri2lDYeiKrQGXdw8Yv0x5nIaUsaeHQGiYCqtIOuciX/u1pzUhdFtBKQc3RLtNNJ71m1kOolsPme/WhPSqWM4mk6ThVnDbFpd/dpthWvvNu7vnsZvhUtfFccQ4AJ+SABnLhCDQoABmBdh2ICz4AByRsPIHACVhAFYpgbVIkH9wAJ2wUuSPBR/HNcFDVQeygQ40EPEqAEQIAAkIBRQqoEqPIXD+ABAOAGLoQIb1AAG8A90FICFiAAIOAGx5AcBRaTFZExUVABJwAB5KBC6NAB/Ku9W4Y2jMgF+YAADgzBEmwJVntTM1MFHiAFTHuJI7AB9JUr5WhxlMabbicnaOIkcQN1T0FVZhFXDLk12tqLkAWCOzZoF/FVjTYjxURF6bWr/3PjFUrHdnwzb66Kf0TCjHT0IpAVS21Gcj+3gnA1jTIsKJcbil6TxHhDcxFnZl13maVjgBVcEn0mRmKGcpTUO2FxaOUIua3iOU01WmRTkHxEZSkimk9knY/7Ozr1xImjU0F3K7pEgWBRjBQZEfoZkv3Zrr9byZYcr/N6DoQ3atDFJOlyr48xiXQ6IIzIjOXQKQcBXJ5DX2mngSmGBN71AfYQG19zBANxfGrTCAsxnMUhEuixESZjKgSCK+nyPbpjR/eHGB5xBNi7cfQVE/UzAv3WGBRhMhWHZ7tDKCeYnBDnnbjom6D7dhsHaV7CSFN0FxNptghpT0ERj+UDNUYnY/9ZUp4XRxO8snFZZoO9EY+zk5k7GFeO1q1B5ykot7cn41hWO0YkKMRGHDmX2krGqauxyrhWZqhkBZw1FytdM1cmyDuCgzX7nFm7M0lrkzVnQ7WgczGNvBaJRr6ElDxhpUbBWEZuFtJxiye1i60Uckx3R4WX/NNALaC+ZXx7B1Mp4RHp8sydwj3OmR5bkyvHxxFTCYpidEr8ZB0nsmqrdhALc3xTEsyNkcDK3AiuBS6Bsc9TnSsJ3CqvQxe5ARFeDV1enSsQ0SH2MxDYMgRdHdZ0685UDLuR6iachTu+iTpN95tWoWXmGjoHh6jrp5qO0jSnItOTfZ+o5c2NG2GpNHb/9tzIWMu1Xqx+WHcXd0ZmxqrIrptk1mjPSNY7TpOQW2SZHcHIrCVUnnqABJGaRndZfDJJrDImbU246heeoVkjgWxzDFjOEeezYba5lSSKsclHhypLgUZGlEQmqhpxdxwohuPO1mgQrbGfiBGSlBzU5n3ew4sa0LIO6rDJomZlrcK5kuY4o+tWYesoF83Y+kMOy7Yps0Kff/S6AphWSPLRGnfbra04c/OrMrEP83IP2+Wcrm1mntMlR3YjAR2daTxZGgdngFSrLhYYP/JGqFSBlbMpQHbZj/KopbTFsG2e5FqDSKi6QEK+6FemGqJGJn1oJT3OkbKrGy7IhB3HWLc4/66aaKsC3/PrrYdl334Bxz3IK1EmkZeiqbiqaK6CWj0WcsLjNxsHxLqdF8ZadCs1VAt9gTUzVOAZS5AiKSul25xLIzuHaR/Z0yOJ3nie57ylhdeEoB5NOp3bV6XCdjdHjs49ZGyzzyTBeWAIVaKdSju3gR75Z5rKZNt4KkjRWTvnE3i7xTqUXXjABWYUYfw3d0JBNd4Y264C6Gne2Tn9m72af3cDJ5x+JLH+Soq+KLjYJn+Fjfd82SuY47WjdITbRZqnWLxh6RedKF71OIDEy4RbKXfDzcMkWdBoNN5sNPHohON82KZ+zey5xuDMf7DSWckKuzpBSBx35XVxY1tlfv81yNjKXTnD6KtcRDXo3MTpOCQeSZ+i+IODi0tYQuIfmUzkrecIn/C45VsqSWpnUXKJXSaniYF/1OpvxZl7xCX9xN/9s5vxN8eUkqsTvnFLruVo3s5tqzgeeHGqZNcNG3s7WIIQSBNqZEe//VqlUsNuq4+yFqw+xpmjmnUhV1Vx7HFGbGZJbiM0Atn+PuG01Kwj+BXfkurJKVhYx0uGc5+CJCutu0XtvmMEnYxrtZuXUjqzw9IFrrqAYnWRxmOgOUe0+imJwu2ztO669DuwGd8c+UqGjuX1WOQbnvGvKe8pLWW5pJCCOrZtvWg/z+xvZ9oNqSrUYue7q/CWf/nYc2r/g7d3x82BEm1FpJS3b47ISmwo5BsTBeOVV+u2e4ZJLVzFLC+3m/JwtX0l3Vnc1WZ9BVANIPbkoKOQxxjFnek7ku5J8Rk5LmhwCagS/gZz88vHUF8ooqKQVp02tc2sU/y2BgfGipY4mBS73+9XkXqPthRFhubpXaxTJ9jdAQ+36MnYBJjpZyHFw5q51Bmr4PrkRbiRnQn9lwsQQ5DwG3iEH8GDRwryG6KQoMGCQwg2nFjxiMRy/DIazHhQIz+DBh+CFHgRociBIFN+PCjxYMaULj+ahMkQYkiEDD26FPlQosOFAyUikckxIZKeSF26RIqwY7mlCM/906fv37+pWK9u/+Xa1etXsGHFjiVb1uxZtGnVrmXb1u1buHHlzv2a0W65cuvU0eVrtqVKk0l7ZnQJteJfjyQRg2SMtOlAoQcXfuxHoZ2ECiob7xQ5VDJGxiwNa+6oU3PTh0Ij59RJFCFTj4Q1DqWdc18BRIcKYKLYlGfRk4wbQpaJGvDnlpBFyg7puKJSliwV8py82HXHlaVje+y5OSFLz75f75yd3CPkxJNBdz4+k+H</text:p>
      <text:p text:style-name="Standard">AjsBLtobd/OXR7cvLC0e9Un/o1nASKDqKJDvJOJsIPA60xO5zaD6jfhrKpPtSmu4jpopD6TvanNMpKe6iW8igCTVrLcSEBvSOpZRWUnE+5Hxb6TviTLzwPf8Te1PQwvpea84hDMULjkKeJAPSwKOYAqqn7ipkrJx/prBKKyr7svJKLLPUcksuu/SSS7s0WqccGqj40sqPZlTOwNGMs/AxhS5qUTMVEQtMvZj6caAdDDJr7Cfn0MMpvZ5gQ2zABxWLD7+m4kysI4eMOi9E1OTcBw9E7hlhn3+Q+MdAIGH6CaE59UMJSAaBPHXS1f7jTqbSVIVvwI0IVakwBk9L88nDcoLIvTRB/DFBSFXbCb3x5gxNSWSDA9C1Z19aakYD3TTKtciIagq7UbdzKsGcwkz2yFwdO9LEXpU9j8RbGxwJXaI2jA4/h2odsMRfET0RX/TqFDQ6o0hEDbv/D0d6E6hR8w2uP/tCMywoB5NlLddw+QP13+QCU/FIwbCV87uHzNQnh6umzOpMlFNWeWWWW3ZZrjDxomLMl93iEdiSZGK14Zx0jvXNCdWFVlLRfJ0xMFLjhLYkoN89UtnCUITWw6KgrRWo0Fa66ilQJd6QXUdVrNG00oq9D9+oFwINPdmMXgyi9ZBD1zxwYfN5s+42TtpAQwtq1blhIx4uNQADD7RAUWcyNE4IA5T7JpBZ21Bc8Iw0jWwUy8uOPJIsjK5W0N+lVmn21B4M0KMoXA3HXwU2DevQNqTIVOEselF0kWiaOMfY+20PzhM/VnIkICPDSff8GFzpMcamA5xU/7w1Z5fGzUqbSsqrSK6yZu679/578MMXK+a8ytlL/LIMRU4wxWvXybCbmm6X423T9jYxCjvPSUjqAPz5vhS1BybxK5h4CKiz2ijGeAO5Sks+xY9/3Kt57+mM3y5HotxZ0DSw0pnregY9xXSnUVHRIJJgJCs5NQw+ipmJ1WoDqcPgSjMB05B/YrijAH5LghQsIP68Vjm+BYVCqgoPTh7WpJxZ7kD1agnC8nMzDznvfeZJoOMelhimWWyFJtxZYyK1MO5s8TRLgk1/cOQmelkuPCGq04mc063SILBrbwKQnUaFnmbJRl25ApTOoge3xZgHazeJyhFEZrKrnAx9i2RkI/8d+Ui1kI9MZoKkV5oHnV+Z0TPQ047kLqedhYymajmcIR5VxauouQ01JzTSgGLiLMQgq4j4+Yh2auLFNE6KenmkpZOwA6K1YWhd2kpde35FKga50lFL5BWSWLi8JxVnbvNqnee2pculfSuMdzsJv5TYPzQuUW+99EyteGdBsVXQNCkhTCcZ1sG/eG5eFhuMDzlXx6LBql348xx7foRJukXPNac8GwtVF5La5E6JoKzdiILEq6tdTowDvE7WUMcmHN2yURNMVCg7lztEtYgjtWlVsJ4XkXT9igZRmpL2FFlJmMZUpjNdWczWMTMo0XRsawJk64DVQvvQ6lg4gSbhxpj/zYLtazUD2yeOqpXE73wxoxGTlDovalQ68W1SGwnm8fbDo0opCVHdyhoA+XlPCUaUlt2x13Okdat/cZU1pYnIKndFJDpSFYB2bZuHhFnUykXRKQmD1tmiqK9jeQtB/ynSiDZZy+0wa5MbwRZgXFm9pdQkTIEKG2uME7WarPGyhd1fBifkGUAqp2/78w7ExiZKPS7sscesFjP3RalWNqiz86QrjnaIEj8ii2O96h1rsAgq1Jq1I3upylWCkUiaRle606UuXCRZpuhmjaivs+a0VJfQR7HIIh5Nkrso+iuz4XI8Yczg9FglWw7tb5NbpG3+htO/ayGtjR+rbEGhyc70/1QLYUzKYoqUI0TzOAZ1b/QkdJy5LF0CaAhyxSjn1tQ2Em7yayLlzOpo+FUmrU6rAPTjx75VLHb9UpkBoqMNF7Uf3uIzsCCrztHg6T6H5quEFKrVRusZIePS9WvPbCbSXskwcB2pbBO08b8mXLBj4stgTAZMNivlYKgCbE34aStYJbqk7xiGMCs8Jm2TiAQoNfcfTLjK+ar7ZjjH+c3ku+k6ojvQx8lydb1lUtJe6b54kjB1MCJUj9TE4xn/hbJeTWBNRhhfdh1MqLaMjc7wOGh5ejFqjNsMvwql3aP1N8SJBfShwmxc4gVzgH0kLk9BG7F4mvSJH4rJqeR5ywez6P9GQD1QhZTmKwn3zMZsfJeCsIbazd1nUUoxDgyFktp/GqmyKiKYBBt2ITeVkUCr4aqQTDK1vcY6OFyLpVmVTOrhnNKDdIqMOeVHTGeC+YNinFesJoKqi9V3xx2a1KDGW97uGJKlJYOunA1+cIQ3ks7YpelTzV0wcm/bp0204DXN+cVEnSfd63Tdxod3onb1FplOyzSAK45Kd93PXxc6ntAKGuF1GnQxTw6Wog9jHwePJpPKBmBoP7pKG0pzc6R773qBC8tRl5vWI1nwqSkS8fztqEAwJs/OPTbDXX3r0BnrJtZ7KUrLzamM33bYbYW5VpT+xz82JHNUvRteZ66wnzb/StWCvmmuHLUb5Ody48aSDSLoDC12oxondGCo3P0krte7Jla/NUcp182qQTpn20GmMrKCvzThm+d8589EPirgJbstTyyuB5bKZA1uUuqDHiCHmTd5TsZYZmyhd+SKaCQ9yMG0RF05U4ORui9Kx3/5sNaHBTFOYjWOpWJUAGdUkzstxt7Gfayjj8Oz4zJHy5+Utluf7iDhgjxB2fogyA9bY7ZKL+0mQj6gQrzMOhEMvgM1lHYQ6h59opqpw+R960eSuEHiOFHTprdapjAaORPblbH7uEOpFB9alM0alGpSHeJ5nfe6tGIpEdbKOYniLvYYt6yDkRL7M4dKHcD6NDPB/55/cCnPa0EXfMG+qCW8WAeGm6l7OZjC+azVA5YNAxvxIIwPTI1CiSKM2ahn4ZnkKrolc716ahv5K5wDHKZUqg7YCR4LGx6Acq+LSq74CLq5ApjSCppYa5TniZU7og+KwzbqWToC/DSF+sIiUUNJcTABqTkD9Jd3ESoLHEO3Gw/52yHHwTcgc0D/i48x28Ays4mK0iozXK8ek4nGKpjkGiW1mZdXOsSkchv8OsLu86vQ8h0djBEIGxKS2hsMysThkrL6GB4CCjtguidZgxShOroZiZsxi5RDyjwY3EVe7EWzkKSZGb13cyp+O7zEMkIxVKLuM6dktBH98QxlEo+Bkv+9+7ok/wKnT0OwwVEwatq9dckYPDOxB+Ga5Qiu5ygeBZIX6sC2hoka1AOZ9YgK/DgtsZu88qMsA+OberpB9GI6B+NG3Co26/uft3MUWiwdP3O7ZlEob1s8XxFDP4K+slqtCdo0Uau16NGbp7E1wtGPFjO3+WKIq1ke+2AiZ1wefmMdsiIX98ggk2LIqRLFqOo0DmO2KXIyC8okhdkmNfrH+HGvSIscfakfBZGcgbielio4X1xKpuzFWjqCMaHB7OolR7mmCfIJc8ET1mGvz+ik16jERJGiiKmOHlm9IfszFDklPcw4YLMbb1yh0fDK1ks2EXmUuNGys7wTfBMvzJn/xF3xq4rLHwQZSQOsJvL4GVurmlWRxyHrRBaaLW5ao7iDI2/xN6y5mUM8MlnptxUjFCz7SkQjvau7HHS5TAVqPiCDwmmJQja8ooAZsb76k1j7mFMkubK6OYrpL9IMniJ5q1PznS9iqDo6wznyo6DJn4xblbpME2TTpijTJYnctZVSwazQvKa8Tuw8uDSZwdC7M5ZDS/5DqeMyKnTEMP8BvrJjO91CSULym1Npuq85zsrTnzWUtuZIwsmBx+yDLOT0yfe5KlLbJ016sEjxnNzUFZDiSjD6LAZND9BAHaKhmjoyvaBkItdSKLLLwBOzwmFRns/RttFIkGPisG+rp/90/0asFCHwg7uvvKDSeh59oUDvyJDtuI7ZSrxcOaiUSi7HWrtS46z7aZoqpJxuq6USMbnt8w8AdZEeS1E/BLSYobGOdJKjUxTIIz6Q6w2pYjUAG4JcXEGlzE4xHdPqsguFwIsalCl3WZvpaBv9kbvKUTfYcLQm2Zt5rDJU4bvqiLkRMR5g+xBIRNIHzcYDFKxShKx70iC/PDTQgCE3LdFNO7umYaq8YTfCOS1nKTAx4jTWsjD7gh6as9I5qiP6SzAaG6LxJBjNJDYYozCjwjNzslNpBBEBs7To46d9BJlbMkBBopsmTbHiirntEM7w1C3fvFPY8anKQ1ViVBR4usO6bP8ShbI3Dfs55PINliQ7ZUywT6PS4/JRGBGuNmIe8mK7xyo2gphORNoeMm1Xd60kmwo9O2u4X9OOiHQqKGS/dtkyeIRLCTsyzslRgJQ7g0RD5tSVFxVKVTqlRpyILYtVwhlYcQw/ISEPgMU1s8oWogKOFmlUArUT/NHAirzUCowQMcrJZnq8KYKvEAWwzUCpygupPgSlyyJWg7nVGAIof6yeELK05UwhCRISXEvNnIGYTgrajaSjqszG+2srPB3Xp9EqlpOyDdQX66vRDaK3BeOvXrkskzUvZ1oyvyKaKOXZoiza5gHEkvW7g7KbFpIy+CsPgVOzdX1Xu71b9Fk4Spr/qQ2atWX6yIdZxxsrj0P8wCyqKsB5PhcNwjPSrihEGnurkSY1qKmp1mgJIrAJkciNKi+DrGsyjvaMLOqhzEo0So89uauVvNH0WXgrnIsaUuCgVuJqyY5tqMwxIw/q0qsMxHBdnCt7L23tutpaJoG5lm9s0SsTHgLEm1dTL8vqVQOFUWQRFPCknOkwnKKDRh6MN+eVt0oDGODgyI3NN2vbpxfLugSRxz/TPcgpVMiTRp9NQvdwESnVWNa6vCmZgjDFW/7t35YBxpzi2y1y0zj6I46NJTJqEKPlXqsJMLs7uZAiKGp8FVmSHrIKvBGj1MqSK/gpqv5KLhObLRuSPuIi/5oAbBaLsZdMO8PpITxalZcw6TOhahZodC8Qeqj2gqbedE9f0ycPiltHGxx5eZwc0rCN0pvJdTalGs+/lUCtOprwgiILWxYhUY98DLC5uyN9+jM8xByvCk4scrXHw1TMskSuTZzY9GHHWy8gKuArclnZULxVGdtgCjBbK0m3gjgn6RYkEwnm0t8121//HWRCBhMZpMG9VVMTzcMpdSrhAp5yi2HhpSwjzpgH1USsWyBaKxGM5dX/Crj5XWRvOVeP8kHagbcvOj+nKmDPXVkq/hGvPV5UqcebZa0m1dnP8F69dKgD4yhD60YtXcTjTcZKdmV8AkCAgtOTotFe4q4AKf8SFEMnn6gtJNsVu6AOI4acFWM+gt0c+DmNZlTLKS3SjtJeoxFZqN2lVhvLzAHbVnTYVTHJCuMhqgo1kAEzSERfRYw+BJGmaZ03GmG5rh2IlcI8qhDkQk5ohZ4LGZSZeZ2psQEPfl1E0lOf+dDBwqJfzrU5BY4eMJKXc7G/ZgSchMFKifk9cKSe18xZlpQbJPGwlesmspxRBUNJe1ohMg4dsuXKQnqvbz7VNtK2Uass3FU0abJjqNovHhU3BRSX/rHTyNmnemKnOkY904slP2K6CnrPHz1g4Q02FUs5N70hCfsiPZRNpDveEco015Q9cX5NZj62rOzW2ulW0gLC8Or/Ry5qG3QksmqrsuxtJVfzHRMpUgf+D4VIwXV1s4VubMduC5uapOgiKtzj6g3EHGxtv1trJuaJiiX75ll9HbR5q5jAGAoCp3mzzHttqDMk43NhIkcVDvtoa4UaSr5s31Mzwfnwaqj56qDVlSe7Pz+rInGhMKZpLPaILZKMpnnasl9DMlskJcQo4H1UjRuRN+H2MoKy0lQyii6DF6GDNTCjwDcyVGlDT/vsOW0qbf8xVjZBZ+ZhlD7b2dWM7wg2qwIpHd/TliVpu4E10q4pQGiKo5EK8I16pYJ1vwPup3554YpKwNJQ1+xB6MeucAsHC6XhzgCWqaWuUVYMIa39aOnQ/7MC6sdkM5QOx9jL0qtM4uObU0QHtWaRxFp13KsJXGHPStZc00239q3uY01bzbrrPU2dnIxEpCvLBQ4zZrH1DOO85uzdTKGysj81Ep1Y26zPIRydQ1fpgMZ/2cw3rdb04kOfQpyNdqoh9DpgRjq6LObpiVCJdqLYnHEI4+uapRvIYR/kK+1+RKzpY1XkUrm760AD1E34IrsRPRGGIumsorKfvlw9Egj81cULr3RL7wpHwYu8WCmdcp/AXUNj0U9yK904tSaQzW1WhJirEkskrBF+lsBH/tuoPtYBIo2O1kK3Kr7TRCXaObohsmIp2kY4N+YtwzPUxNde6W9vtR3jqv/K/yQvKnK+58ZcsgGvHpeqdp4+f07vl564paJKJdLhuxrdKbMq9ebvQOdA9ays1hntfT07p/WntP6lZtkxjo7aePHTtNt2MCqvrAQtf4ZZKsabz/zmX3M9DnM/5zVG8btUakFepIElCQ9kdr10i39su0CKMenOhmvce+6n5lxxcV6TI2VenJbQYlN1BdlyAESsTlUnjKTftZ5xW8rnyfjmyXqXv0ZS+pRMZNqQky0ef5tRub3E9padBcJm92jYzTzDg8mm4YoJidwiHTQiW3npmPvAA3shNCRRYvouu2v3CpQs0eijvIEb8VTWoUSiXFKTquMpEiNy6CksedHMNZH/vYOFMIPUOx43MFAuP5ECOoKXX2FVUPLTyXDvN8CKa3gB6CnyPbb12ZDzOjzSkcSminW1zovf/ELW2+iK0b/MRyp0qN+Ae79LR6++SVMBL1eEOcdrO3zUm+GhmHHiaPV+rIcNSKBE8GS7GgmxnDfka3ArXJF13t0GwRX588DPPUFzwPWNK83FLeX0mD1jYWsMG0H5felQoggdpSnTtqUWqqyGOXExdQVssKGS2fUperOmJ1pCPn+TSLkC3SPV/gp5rB3ynIjC//FOlX4GCCT8jvBDMoQfv4MDESI5MqRhQYJHIAo82FDhQoEOGRKMeFCiwIXlBoYcCbLgwiESE0Yk/4mQI0uIE182vOhyYUGFNldyVEjjnz59//7lGKpuKNKkSpcyber0KdSoUqdSrWr1KtasWrdy7er1K1imEyeWK0el3LqwaqdmRPkx4UyEBAWONMgQZc2XHe0iHInQ4suIIQn6HYwyYci7JlneJZxw5GKNOjFanEuyY8u+/PzOpHu4JUa5LCOnzDkQMOSXB/1u/vtZIOybdivSnKhwZeXGHGkLviuXb+vTh+uylKjQ5EOUnFVrZMx673HEfS0qrC4aJ2zMIakP3m64sO/Oe21Pf8l6822YPOPOxNwa8mqRgeOzT9yRoErDDy3ztxvXt0693ZVccChtNBtmDvEGkUeJOUa3W2CtsacZfolVJBNFpcUWXGXNGahZa3w56JZrDIbYVoFv4TWZahwehh9eytH0kYkeDhaafckxuNeANRZEBVBTDHXOkAEBACH5BAUDAAEALAAAAAABAAEAgAAAAAAAAAICTAEAIfkEBQQAAQAsAAAAAAEAAQCAAAAAAAAAAgJMAQAh+QQFAwABACwAAAAAAQABAIAAAAAAAAACAkwBACH5BAUDAAEALAAAAAABAAEAgAAAAAAAAAICTAEAIfkEBQQAAQAsAAAAAAEAAQCAAAAAAAAAAgJMAQAh+QQFAwABACwAAAAAAQABAIAAAAAAAAACAkwBACH5BAUDAAEALAAAAAABAAEAgAAAAAAAAAICTAEAIfkEBQQA/wAspgHKAicALgCH6ursVlZUNjY0Xl5ckpKUHh4cbm5slpaUfn58oqKkmpqcQkJEampsSkpMxsbETk5M5ubk1tbU8vL0srK0vr68Pj48CgoM0tLUtra0IiYgpKCcurzEaGRscGxkMh5ISMiAcGRsXmhsXFRgGCAcvrTEwszElJCMHiAUrrS4LDJIeHJ4XFxo9vL4NixILCwgvriweGhs+v74DhQYenZ4NjZQ6uj4srywGiocwsjYYFhIzNbYdnp47OTkZFhg5PCgeIp8QlJUblhYmoqA0ta8CgQMLCzI8vjQtMjEnoqcHBgUSiw0SlI0JCQwLiowRDg8rriQShJI8ujMZkhYeHpomJyo1vDgBhIQGhwwutjESkBc4tDMCjAsioB8utDwpIrAxLB0ZlB8nKLALHSAEBQITFRM8vb4eIB4wMTEsKKoxJCUdFCgrNCU5NCYKAos+vTolKCQ7vT4pJik/PT4wLzInKCQ+vzoKBoccnZ4srSoOjpA8PToglBkSEBEpJyMEAYMlIacSkYUGhwIlJCoLCQoQEhEcHSM6KCsYnZ4wsiwfoCo1tzY8Pzw2ND0dGiECgYkqLiw9vz4Ki4wYmiEsKDoyECAIjYcxLicrrjIyri8MjhA6PjwUFJgyOBAREQwEA4YBAgM0sbMhmh4Ym6kBAIQEhYY+OjscH6ExKiwChIoYoaMpKpsNhwcnKqYfmikdHhQGhYgmrioUkA8Ch4YOjJA/vr4pIpoHh50JiIgMjAoNjpAgICQeICMdGggdCCA1tLgFhgggHZ4HihIroqUdGjcfoCEfHaMrPDAntDUHhgg9NDYNjAQODAsChJESj58yKAsbnR4JCwoNigsEg4IHkpIKCgMOjY8GhocNjJEenp0EhIUgoKEFhoUgn6E+vr8dnZ8IiIcenp89vb0/v70KiosMi40cnJ0GhokBgIEMjI0Dg4EFhYUAgIEEhIccnJ8NjY8Li40JiYcLi4sOjZEMjJEdnZ0JiYk/v78IiIkNjZEKio0+vr09vb8NjI8Dg4MMjI8AAAACP8A/wkcSPAfP3/oyL0ryLChw4bu/C3zp9DFw4sYBR70569SNGgZQ0Lkh45fi3fjRKocGBGdy3jjbq1Uye8guhaRUs4U6Q4dwkrkBu3kedBaG2g6h2I8uOzXumz1lGaMmMnaDmyevkm92PIVgm47+t2rN3ZrwZrorGmzJyfs2HoZmNSDy0Qqv0xpEdiz142e2Ftz692SG3Wou4Ne9/L1JjZu4AyAAxcOSdKfWsX/9DEee8uxXMhy74nk19Oa3r0C+2YlPHfw3AyTl3K8jPqfPUj0pHF2DNc1z4mmMdtmu2P1a9dzR2eyzE244nBuBbOGPBph8NqK7e3DJvaxb8pF12L/x7wP3Jh7oAOLzAT8tL2BwsN58/SWLs/Z2jKGo5cNPWGG1bhTzVnWERPSflkJFts/7uThjjwBDkSaZQiIBJ1uybEUoIMCCsigddyoJJ8MdtQ1UC7V4FMNivi442JNFK60nwxaDbRigCsKSFpLas2EYI3/yNPggwG6OEtETeXnIz30aYiii0IetpxpO9mz33kCpXjjiy4Cp+RKe8nXTwECCSlPi0IeOVuFF2EgwDpwxilnNgMFdk9nY93zTTZfCqRdNwMRk01nhFLXUGhyMXHnPWMYOJAE5ayjl0AKjDNWovWY2JBgkGVwz6eesPkPpNkk8cAZAl0QgDWSZdhQXIPhzfmNNEpCet6nBPiJQH95CnZRBp1+ek+oo5bT31zqDOCLQHM0kMRjmjrEBKz3FDCGNjVMcexgBaDDikD7kfIWYBnhCeoUxt4ZFzz1qGMAAAJNUEEBjol0y6ffeLJOY6zVg8wCGAgEAQPqRCYSWXqS0sYI9Q0GbDbgAPpPAugUEG1GwhZwwzeAISeYNQ84ILABv+yk5z12WAxbb6HdQwBfFCyA5UzV3vDpXPcQBtsvAxywwCdJiKZUyv22xkQB/VgQtFkCwfbWWCv/kwFGAQEAIfkEBQMA/wAsswHRAi0AawCH4uLkGhoshoaPS0tUwsLEPz9HYmZsjo6UcnJ8fn6IysrMeHqEZmZstra8oqKsIiUu7u7sj5KcUlJgqqqw0tbUz8/UmZukvb3Epqas5ubp6ursWl5ssLK4xsbMNjpIlpacrq60Vlpk2trc1tbUam539vb0LjA8HiAuRkZMgoKM8PL0bm52MjY8EhYjdnaE1tbcamp0Oj5Mio6UGh4sgoaMfoKEJio0Mi403t7kFhYsHiIcKi40VFJIdmxoJiIg9ujMhHJ8qK7MrtLUqqK4vsqwdnpsBhIoyq608vzwMDBQhHZUXnh4zuDQvNKU0M</text:p>
      <text:p text:style-name="Standard">TQ2Ojs4PjghoqQkISYiJK4clx0PCgU0qAwTk50KDRIxtLwdKIoGhwMnIisIh50HDYcnJKEckZ8GiocjIqAMkoU4MjksrSczty0Tk6cEEo0dOKALAosTnJ86tCYIiYg/PzoKiQgmJ6YMDgsanJQ6qCwvK7shHxwiJyQ4OTc1tzgyM7Y8vToSl5sRkpcLChIcmqkvKB4OkpcVEhUsLy46vCgfFzcvsTYChJIKhocPDIwLiowvI7ITl5MJiwgIsiAfByAYFyEJBxIPC5IanBotqzM2tzQPkIw4Ozk+ujs0M7IhrSMiISg5Oj4iI6ghqLk5tjYqLrAVqKoNEI8IizIKigMcnqESlRUfoSQPB5Avs7MDhQgOlA8sqLMQDhIGhYgtrjQgI6IMi5AkIygnJq8HhggHDBI+v749tDY/vr4kIqQCgYcaFwgMCQo2kCAEBIwZFxoFiAgMCwg9vjQamyI/PTwalxMLDYQuKKourywztjIkJJkanp4wNzEKDYshGBoMDIogIqgzMq0KEpIvPLATj5gCjAsIkp84NC84OjMoFxcChgM0uBAGiIgCh4oFhogqqKYEA4gInSA4Nj0cpKMMjJEKio0/v78MjI8EhIkJiYcGhokFhYcHh4cioqULjI0FhYk/v70EhIcioqMJiYkIiIcGhocLi4sGh4cHh4k+vr0Gh4kMjI0+vr8Li40KiosIiIkAAAACP8AzfG78a+gwYMIEypcmFDfDX6MGEqcONGcPn4P3lDcyPHfjYuMHvjoSHKhuYeJ5PmQV7KlQYv1HsiT54+ly5IOIfqQOfMmSVgX+6mcWdMnx5z9dqrkaZSiRX5Ca84c2lRizpAr28jUarNqQqAY32hdqXSn14b8oA7lubTn2ZcPsc5UOtXs238noa5kW5bp23b66gkly3Yqza5VkdLkO3aqzLNPC9MlKnMlYp9XV0ptO3lsVcBQRfLkarjv5ZZ5B1N+w9kwUaOw2sWcSVoeaa6mMaM8THioacP+bpoTGHVm4cJED7stGakexrpzK7c2vtSlDn/Y28rjqfRuwXnr1m3/tmz59V3s82rW3Mp++Vnx10tXFmn8vL9DYUQXXMqa6tt7OuiQUVeGcfXYWekdohVCuM11mk/4nRAcQtr55ZUOh+igEHSEebeQUjJZ6OFBfCU3YkJDkXZiQiGqtOJCLr4o44w01mjjjTjmqOOOPPbo449ABinkkEQWaeSRCN0Dzznq3GPjOiZEAEAE/DhJYzorAFCOBgjkU2M+NQxTTi0CpFNjOgIgUU45ETwwoYz5CLBmOeyYSWMA7MxZZ433RKGnl1fmueaegf55pp+DpnMIN2pwc8iK6QhKZwss0MDBAjbocI868DT5Fp56nrOAHuVksII65AhQgQDkrHNWPoiW/xNFDjKsWUIN5zCgJQAkpLMpk1a6FKmeOUSw5j4JuEPDPuXsIwCq7OBxgAmuCispOzPEcmwK51zbAgy7rmBnS/lIOusBxyZwTqzsnLNsswIA2tKwg85gbLPcxhpFC3ImehO9dBabbrd69nKtvCX1qae9x+LKbgvXjlsSwDKccC+dAWg7aA7o+mvtnC9MUMGcFExAwZx5wDHyoAiTVO6cMMcss54Sf4gdQgDPrDPNE92TzgMzeFpQOrHuvDM7LSO0Tgwg7AOAACbQE9zLRhtN6ELp1FDCnAqE0I3PklY9M9ISpZPA1nNqkMID7hQtdsxXK7ROARzEXIIDHuDyts5xK8J0jwQdyKxAHnuPnTRC/tBjgAiFv9233/ksoEHjVZNN0T0PHIA25WPXzNA95mRyC+cy70OD5wzNMsARtZAOswoLBEuRP/ks7vqcIjCA+ucnJADB7eUQMEC1Hd2zgwXAW2DDm8WjcIHruc/yr+2cf2CD7CTNc8ICGVDOQQHYJ5wPCTgULvzhJR3SDeBi74OBB1J71UY6O7Az+cz7ELDBCfR4tykWK3AAAV7wggpwwAUeSEf8RqS+FsDjgQ+kxz3asJCAAAAh+QQFAwD/ACy4AbQCMQO6AIeQkpxjZWysws8yLi5wkqzC0tx/gInd5ux6m7I5OkWbs8Wmvs1wlqxnjKYWNky6y9c8bpQ3aIzO2+NTfZvu9vbX3eKHpLoeUHY+UlxGRkURTnZiiqWztLukucoPR3Tk6++Nq72Co7i+0tuWssSKipQUFCBsbXY+boxYg5/i5escHiRFdZT2+vsiIiVfhqMGRmyVrcJycnzJycxKd5UuYYWmpq3CwsQZUnvq7vQyNjxOUl84ODgxZ4oaGh7Z4+RWWmTt8vQiWoD6+vw+P0jW4uyZm6T6/vwoKjRWVlQOR2xSgp0+cpS+vsQ2VnRQUFT29viNjpQaVoQ3XnQmWoTr7ezS3uzPz9SyytQmXoTW1tTS1tTy8vZOdpgqYoVafpz69vwyWnQeIjQGSnT++vwGQnQKQmzG2uQKSmwiJiwKQnQmXnwCRnSYqvC6wNh8XoiuwuCKstRkElD09Og4UGA8UEhQRkiu2NhsrMBokMRUmJhomowkZKRk6LB0uOwiONwSPqSSsqQ4XmgEPHAoKBweGgwqLAwgLlRk0DAsSliQztjC3kCgjoAiXCC02LwmKih8jrj46OBOXojcxuR0xLQ4EjRqeKgeCCCWroDCPoBAfMB8lJCYstgqKCii8MASSFCmtKjyzsBGdqh8ssBuZByOgIAmMCQ0PqAUKlRUkMAcPnhkOIj4+NASLnzY+OwOZHzI8OxUuMjw8KBkuHhAiGh8fLy4nICi1swkZFRMPEhkONDQ8JyUjIyYiuQkXnAiEpBAlKQ4ZFC6quw0amwIEiBciOgaiIC6oLi6isyuzvRWeIhMQjDSzpgKNiAGLlQUHiTo6tAkanyYoMgOPHBWeMCOmoAWElQ6WnhAfID8/OhoioxmVohULkxUPhRciCwKQoh0rJyOjHSUtrikirAaLCDknLTQ8Mh0PjhUiIgi0ICizpgcSHBGgpzCnDQmJiQKSnT+/vQKRmTy9vQGRnT+/vwKSnwKRmwmJiwKRnwGRnzy9vwqXow2Wnw2WnQqXoQKRnQAAAAI/wDbtRjIqUXBgwYTIkRIUKFDhgwbLkz4sOLEggMdasSYkeOAhhYzdpQIkiNFkxc3niy5cqJIkBpJptT4kSbJFjUZ5qS4E2PPgT9xjhTJ0efNiCONxoRJkenQpjVrvlxJ9CjPm0GzYt1qs6tOrl+BVlWpNKzZpk9ZYlxL1aVLqTBTzoRYsWnRsS/Z1qVLF61MtS2nVp1ZV6jIn26TOqWquK9VpInJjuW041+Gy5gzax7gzEESf/7KhB4tujTp0PXS1POQurVq1WVai3a9+rPp0q09xL6N+jXtNJ9th2YN21+9Mqw9EF9d5oXp38f9JfEwfXj02cijT08tfLvv4rFV6/8e3dq6b9KypSunHto7d3/Lce8m77t5/dDOT9tP3zy87Bf39Ufbft8BaJsH6nG3XBr5hSecaNMhmMRtDY4WoYLSidcddcppZ95uBiK43nsQSqjaab8ByJ9zA6oIHov1uXgdjP8FSCNsMpZGo45lJMFgdrrVc9qEpFXIY2/HGVlbciUyl6F24uFm4XdC+ocjkBYiyRtvPpbnn2ldLscakLktaV6VKD5H5ZkdjjnkibctuFpyHD6Innj8jVliaPN9WZ6HzwHJHnIWMgldoelB1+F3wqXXZZNwXiAFP01UaumllWKQAWcO1OOpcfII+YI7QpYa6hnG+XNGPaEKueqp/rz/kOqqxn36Qqml0loPqrLiWiuptc7qq6f1uHPrsK32yiqun3qKqquixuppqMFGO62tpfZq3LOq5iptqqUap+2zrgorrbbKqlprs6W6Uyu5xgFL7Lbg/jqsusPKGy63zeorrLW3xgoqs9XyK2o9AX/KL7mh9tpqqspGm3C9u2qLsKe3WnzwssHqGu+83uZ7r8EfV4tvtf6WK7LJJO8KcbYCN8vru+CGjPKwB1Pbq8XUXrssweySyiy/6YarMM5C/1wttOLWHHPRElvbsdEueyo0w9g67fLEzRYd8K2hPizz0t0KzOvF5lZtMtUwI/xy024H3WzPZe/77bxncN2t2BYb/3cBP2BIETgYNOwjReH7EK7DEAOo4IA/7rojueSQQz555JZXTnnknG9u+eada655555fjjnop0/+eeaqm1766ay7Hjrqo9f+uuyc28666LSnfjnvq/vOe+nBjw5768YPf3zurTd/+/Kp6w767sRPX/3wxfee/fbIz5688OB/L7735Mdufvndc5/+659b73r7xi9//vPgv0/67L1Hb3r8wNfPP/P7+131SPc99FGPgO4TIAD11z39wc93DPzf6uQhKX7sowkXxKCl9mGNJmiqcY/jWLhkRUKICQxdA4vZCUGlQoexaoXLClsMZyhDGaowZnQzoalMiEMRgktn9UKh0f96WEOOldCHRkzhEXsGxBLKKmwrdKISWZjEKgLRita6ohazKDUhUayHUzwiaF7owhQOUWI6ZCINRUgtgf2QjUFMIxfBWMY6ThGLdLzjFvP4QiTSbY54tCMezzgwNVKMWk0EozzAOEcXFnGLj2QjEgs5yUbekZFxXOMbVZjEL3Ixkn9sIxqlaEcxAvKQaJQkJE2FRjm6soR/44cs+TGpWdaSHx8kRKcWSUZP8nKMoJEVaNpIxWCmqpg59KIygXnMZTZzkSl04wrbSLccCtOLT+yjPxDJMTf2so3XBM0xn7nDa4rynKkSJTPD1UxmpjNcTAQmOOWJTXoa850sxKc3t1n/zxqqkJr1JOcvUzhPKJoSoPwEJju9WdBjhhOKQgrlM8cIzYgGNFrFZOgPKepQiirzl+jEKDK1CdGE7lOjFw3pNgVmUIUWVJvhlKcOhxlRfGpznRxt5zg/OtEn7pSfi0RhMV+ITGMGlaPOzCY9QVrIFWbUme/8pVLd6UWGOrOkJmxpRoXZN3V2U5g8xKg58RmqCwRCllLYB1rVOktcMq4HnaoXS+dq0aNGU4zELGlev8nXo7a0pMI8Z1XrWdPAajSmFsVpPJO61L6mc6Ii3edL/RpDlvZSWysl7A3HmtKObnWmKL3nMjXbQo6CNapyRSwzEcrObC7ShiQ12kvtuVJt/wEWtJwdKVITKjWVPvSivK3mMlV62N361p7s5ClYVVvRo/IMmJi9qW1puM8StrSEqB1tEZkJ1tgaN7lhBepJp5rYwSJXvK7tZk07KkWV9vKj2nSmdyc6W5NW1rKeTezALtAEC6LVlrRU6wc7M9dwyna0pYWvMQ+8YE/KlZBDDCVMYcjbL0Z3u5YdKEjfe0MIB5ekxhSiaL8oTg/XlpI0PXEYPerUJIIVkQm26zdNKuPmvlGpO5xsZcsLxT8qdJj6nKqBbXi3FPPQjUfNYmYTClsYIxSvRiUskXmZZPyW1pyyJSuIrezT9HYUjYaEZ2k9akgjmzej7awqfllp13GKEf+vdWVliOe65o32TchRpLFOoZrNVpo3lSsVaIlfm+Egt9iMH/bqMe2K5xfGkpayNFykZ5nLuMaxy2SWJkChSURporDHL3xkgU/cz+HKV8cDxe5gffzmL8LYteKd5yYjXNishnpZ1r21j039Y/UOGqq+ZnFqSzzrTPJUaqrt5UzBC0ftZpjDQk3pTT19ZRbTmthd9Oyw+RysTe70YRP19pD7uexij7DX2c0ng+m6aDnbs8lrTGR7JwlFVBKZqF9up1Sp6upbd9SaOP0yKGfYbuhOU99sNq/GfsyzU4NYv/X0MiH/iTD+tvWWk6olBt7qADLsGNtDFfad0yxynA4x4Aj/lnGUo8zpZKv8suL06TLHilUPn5uFWK4ywEkOcrn6s6SV/W2Vn53pht9bq3X9J1DdPdl1Nt2n6qbsnsmZYmX7Gt6D5u5jxZjnUgsWtuhd9KG9TFMiq1qjst5h0r9u1b/ymoW3NSGUNXnIn+rU7mzm5KjbmfPiPhfned710tsdT1j3beqNXXmvsYrZ7frUn0mPFtA/HHa5TpPDTPaHWdU6Kc6zldKbguuqA7/1BA++siofq3WffV0Kl9Ol4EUh1Hm6a7qtPuRx9uvepRbyJVvduUsndK5/+nqte/Xl4p25fcvOWHXqPaBjhm/c5WtVneZa+Pn+pUhx3OBW57b0bq5w/9kRfny9szvhVCd3tlWvz7y3lt//jrO+d0vsHIa/3rnva7ylSfsz6v75T0Vq5mdeoKZOQxdf/eZ2wKd88DRjr1deU5dcA1VTEWZSBkZfvsZYDWdxAPZfaeVWnJJtaWZ/83VP9rZbCAZsASd17ndi06VQEmdUNKZmcoZ6COZgU6VXiZZJJOcr9QJK9qaBToeAyhZ/4Xd4ORh01mZj0fVYgId1MHdaVAN4ZvRaNThnRqZuxXR2gMdOVdaCMbdPkudsxNRKg7dRVHhTX2VSj4VqHAZe26VK0nV5w3Z4iId3kFd6E7hRLRV5BVdoXLdQ3PdxsEZkKCdTSehjTtiAsaZ/EP/FglYoYU84gD1mZfgkKxz4gZDmX5NSaVkFiKZVfS2GYTNleCcmatxnhDZFW+TFXj9GRATHf5/4V7Kod+nShPgXiaNWidQ3iRG3WWfogMFkdcHXf7bHc2uIaD93hYx4UjOnhBX1XfnVZndVWhsWhgclgEoYipgFa1EVX1LXYMy3b8fmVJwUhwMIcq3ncCZYfHyXfISXZ+klagRYSfRoecdodiY3Z32IWrQFVfLYddsWhgv4eykYcA6GgFiohqh1gQdmQ1a4eQDGeWAwS3OwKZ1BVCdXjjzVYBhVVRimWg72YMUIcPOEZw0phgvYcx+Zh81iYaOoUU/IgCTJbKhocs7/B3H5BXsg14SIVlXsF4nSJo7a5XWG5nbiNII+dJIoKC1hVnXVeGrodoE/2X4GF3vopkZiY3Dj95ENVoYlB4Q5eYoT1lQPqZB89YoHyW+kGGq1OIvN9o6AN1X7eG8UFkmHR326N12KSIEjdn2OWGhNhVkjVXNNlYfEV1b91Va0VJG39EGiN5gCCXlrWHgkyX7ztpcdVn8qeWYiNk5wB4c2yGnTtnZu2V1ZV45NGIuth2k+6YpKhZT+xFV5Fnj5R2XFKIYmE1rLVZvBNl8TR0r2VWVD5o+PVWu19pUG6U9z9YhEF0lhB0SgJouU1VxZ1oUWOIq9CJOTN1woGI4cpXJv/6SLhRhvWJmXouZLcLdmJFiS/kaQb3dmoNidBedFSFmZd0diG6loUgSBlLSHozeP0ZKJhlORnChgHFeLZ0ZMx3lS+XhfaElsyFidfjRhcDZnpsSPB0lwdBecAnmhwRd+4KWWFJpMiHeDKCqhZ6aClgeUscaei8igR4Z0WjljVLmTUUd5tvaTklhhvPdnCelOJHmI6OaieVmKS3ZhwGWCCpiW57aO3iWEPjhv6NaDKhqO+aeipLehS4aOzDYwMYVn0NmLNqp0R9pHPtaaIYppknmlpeZ0rPeloflotiRp/zVgDjAbs0lh/RlcSjeicKSmezqS7KaFhjaC5hh/yLeHhf8Gdgj3a+L4jaHpXC8gD2tABmngAdGoqGQJhPMYp8BnitdHdCmaYGsINmE4RC8YgTPZZNX1g794c3Tmlr2lkSUKcwVom6FakqPWVZd3jWFVb9WWbXJqnxGqmnqYZan4fgLapIapae4id4cGew3DKi9QqcaRBM5XnuDJoR75U8CXUB4gCPJwrY+aYx/HcmtJgwz3iqM6YkgXcJ8aTpg4B2l1S/9FaQmqaN/2YKxVhWGnWSNak7kKdoTIZaFooprUfKrkjJyKZ72ZpQ06ol8TNg7jsBsJf4DKb1zKqg14k6LVct+Wd7mlgHXmr+P5pg5qq1nWjA2HjDA7cdtZrD0lpG//p2rRGDds2Hef2o+nGaL6xWril3sqtlClWo+uukN46JvDVAbyEK2ggSBWtq4LOWem6agxVK41Bo66KanKN6+2KYOriaSqGrY8l2t/w1aCU0uSJmCbokvkJpxEW6s2dnLYxXoHd3Ye1mb6lW+42IjkF2z5JFCx2ItKCpU7OpqyiG81C5i36qzUtXqY1nrTSXzBOlNYp3UBiHijuqqrWFznhpx8mlO6NmOVaIq7KpwlOq1ORHfFOS2apllUyaXrNXGGNoYyhVVT6YLN6YhwGCyVOkpDm3XRdSzl6kNgu6x8u3yCiLE2e4D3CWQyZ7M16aMaqnPGaoVaCo1DW1aMyXkd/3iRIaiIj8qZOsmXbIhoRXp/jai96DeZsUpiw0d4B8uF2RuQfsiXGhmA4dIPChAPWwADNJCylme5ZKqWLLmPR2truVqr0RRb+vif5gmW48RNOihifrhzMVpuCtxt1CefQGq09weQCveJflmFAfV4ZTqdmTm6WkifwtmK7CqzCVsqESAALAAEBLC95LmZ/tAPFnAARmAEH0AAYzWkBjd5Ylq6BKmpL0ADMPAEWzAC/eA2R8jDACioqJeSK1pyZTu/FDOGR2VxGRdpGIdLb+sAJ6LFGHqUxkqtp9qob/gC0yEPPBACEoADQjAP8yAEVFAADKAP/kAGfZmd3xiuxrexq//JghtwAHz8yH28BRKAAFiQjIQ5hh4nD5oMIDHTDyMABPkAA1UMp826woHZs1GIty1cvUELfd8nuyeqWObpYDv3nvqFs5JUmBMMqqmsuqn8hQHJnPvbsNvXwTR8chO6W0pqmDfouBzjAdjqDzwAAhKQD0bAx0+QAh0AAZqaBjfMAjiww6Z4TEnQAD7wBA8AAXN1w3vMx0WscGKghPZ7sn1TDxvgA/MABBZwAf4gBjo0BVEMBArQD7hprimrxMFYK59hsTSAx0DAAu/QxzhQAAhA0AMnsrU2UI3FiwhHp3bamGy1ceN7g1ongVdYbTCZwNcZK2TQBSDwAdc8DzHNx0b/EA8wMAWw24+hRbDeKqqZlqZC0siQ/Mhj0McSgAJOPISOWqk9IiJAhgUwkA+h3A9SxKqsDLNWesBIrHzAR5zBWoM0mpImu7Gma2dNiZJql6pd2sUIHMt3N7AI1opVimyhdcvS2rlrGnaOi6QoZtY/17UmvU1TYAE4MNSP/ASijDA8IABPEM4oRy1i0AUKwAJGcAAbEC4ADQRE3AEhsAAbECruAE3RrJ/hGr9QFAQgQAEy/QBLILv+uwUUIMqDW6hIi1N3y09koAYw8AE0LdOQHMpqMLMUF4Tkm2N5dgH2SpEg/Zih9zh6TWFAu9aLxXKBJs+AGy5JsAIiwAJ8LAQp/1AAAiAAEgAE8xDAXVClXm26/hafLUqapVdTjVzZ4d0B4q3Z8zAGEuAFZCafJZQGNzABHVABBOBxteLJW5APCoDTSYm6vru6zfrcqPur3gqkhjxfqOnAbo2rmIcrCO2HdL1hrMWUqFyd84mroEqdGo7IYfrefmq5+anVIpx2mzp71PukvxorodIFI6Da7xAPFfAAAlAAHyAEW6AAAywP3+zYdCctHtAAB4DO6iwwM7DdH8AAHhDPkNPQEvAAK2AreCuBKA5MM1AAMX0ALrBaQqLb+TDF/SAw/70AEtAAwLKOBje9oSkGM/AA7UzE4P0A4z0PsU3QvluNy5vRHGrSaf8LOLP0eRrHcQHj4lxnUwZolTVT3C7FWxNgBtcMBAKgzk59Ay7wABYwwEnXVbTrihZcYBZaYdrn5CwgAjPwKe4AxDgwBk/QARGgIuPYTbWS5ARQWf0AA/EA3AcTpMIds0TK1p+C1WoabWXGs+Ik4viLd9EOoeH5xummTiPXkiI8kjbnsdUL3QsMR1hWn/smucVYyiTealv4qjE8tVZtzvMQDwsAAWSwBu5ADx4wAQtgAW3uDzQgAELg2CNLN5ITKlJrHC7gA0ZgBhMw2uY8BgWwAqjy4oX2pKXWACkgBEAQDxRg5BX2AsH+BIE+RosNzuIsv/Aeec4hDxNA5vnc6dv/RAZk4A83sAEPAAJqoJ85pZs2yPNCKdqPVsZl7F+Q6dyZibRxiWPS3ptszBryIAYroOfzcAAEcAOo2jBOO0ZkIEyxockIskiZKiv3sE0ekAaE/AJrIA/KEbXbRC3VY</text:p>
      <text:p text:style-name="Standard">UxJ8BlepBxpkAagsQZrIK3xXQAzkGQXYAHkXQFekAT1sPbOIRpiEDDu8gJtzwMdMAY4YOXRWg+eDMogfwaRA82yUgZb/+ARvqeeeuMmm6HAVrdJ2pQoTKSturD7rX3Damg0J+mlh9ei36vRuYvip7pyDGQdyWHAaqX7SO0o2+6Q+sHuCopP9AI8sABPIAQCEAGabLWpws5UwADbtCqqcSzi/+TPXo/3tdLIQvAAM6AaCPMCjSzxMxArwYuF24SqxHhCoQL5jS0BMF0AEyDGaqAAB07FXgQQPASwwEHghTx5/jwk9Cevnj9/9co8jCjvRUSIFC2ueMBi3oEGUcg8JImQJMSLCVPWS/jwokt/KTGelHlxJUaIGC9eaMLPJ799P4FK8YlhSA5CDk7OzOnQKUWoLRtmRJnzJdWqUJlurfgiCAggHxskeaE1Z8mYFf25SxuRpUW4B1m+ZAjxjEWmbHNOPfhCrsO0FzHK23DASIEVFF+4c4dCwrwPBBKeudrw4ZmYCF+kiSBASMF6Ll/0G7ElHwwwmuuVtSwGK0WmJ2UvNf9bG6fs2LfP8rWsMi3Mh4BZZpT6VKrgtE6Ts6Ste6ZvnDotV8WZEHBbtCevF8e91azu7rnBM735mipu4IGlRy2pWP1K48uV21QfP71g5tvl15/u/fZDjowAAgEPYBpsuHo6I4iAJN5KyIOmXJuKDLzqScKfDXww4oEV9nqhsA073AszkjwQox53/EKQOOawUkICISpQQAQhPmhgt4imUCAfIGDoRzAFI3NoLrhmWwvCqui7aAoYKBBLA/cQZEgr9LjbbTjluHJPScsu+IkoMPch6icMMhjAGQfK8M245uA7sKIWW+ztt96wHK6mzOpJYwIYgQAhiIbw4nIp/FaLCTP/nNhaaiYVnzsoJr9UqsyfiRLSiziMQETspDTkWUGEMYCQDCGTTsyIwpmSiGABFqhgIDOI+oEhn3gU6KKpttj0Dc/5purVTfju5K3XXdXrzqzrrsJPuOuoSlY87eakr1fp4sNp2d+iTO5AZkObTljliDWU2PekLfcpZ/MTFtipDHQPIuWC09Y8em2zbbdn4bw2N9jI23ZaBOuZ4QEjPiBwJLW0kkdBKkaN6IzV8IJXUW/fqqeBFOYRYQZI5XGngQPGQOyMu14QYyTrWCItHgkmSBIr+pJAgAoWBEChNBYW4EHJerCAIZ58FOgnohdWZQGIV6+CDbCiBXjigRlYA4/P/3l6BBRl/wBeU7st6aSpTt+ohJOnn4ISCkx+5jAzqfDQkim2bp1db997xX7rhShCwEGIAlzWqzbr2roBhSs+MGKeebaQAAEaIILwBRpg2GILBXiY4AEcxpjnCQlCYumCEIDgO2qrIJqhgIIbcIg+eTWdQc2YykhiYMhe9WdwAT7wyAjOEZgipsi3QHz4w+MZAQs1Zs1nhAgaKCAeIwQUoEOp/WvOP36dQ8882KL6t1x3p8yXOdbpDDe/7OuVqk3s1udNXqoqW5FZ7bHPvvv6tY83uvHAE7992YxPV+dS15rkQ77+YCs4dHKTruz1Gs10RghCEEAE2HKVeCWICUcjwP8UEFCBL8yDBR9QQARC4y1NrYAMVBse8T7wgRa2sGXecgtbujCCfLTMHd0LW1pO4BmkaQAFPpjHDOMnqyf0qB9YwGEMjSCEeMCgcfLwwLIUhBgIgaseNwgdC/r2gjI8p07nMU/K9NUvPI1HXgbcSSCCgjYpgMEn+5Bjmc7kgF996zzUastyEjZGsNUHfTa5SGeewAIF0MBtc8LNqpwUw3mMQQJcCAyTkqgAGHxAc4gTwjwo0IEIiIEeKCDCPFLQgL+txR8N0CSHGrIsirjuQZRa4WM+sAF5QMBpMZygHEbQhTSsrIWHS9wIaBC5eGyBCQp45PCEIAEvsChl4TrgAMn/xS5x5RE/ZIzOAv+IHAXii0XcVMu0CNiSaarnOWgRjr7UiT74AbBYDrwmf7AprLNo83v2odMZodM+rJDzenYL6Dr/2E49pi+PvXKJOy5gARx4MpEoAWNEKuUPHrCKhAt4Ai+hdhaQzeOjjnHm8EYIQ0gWEQVFasloftayl3kvIS6oQBEn8IIAUSEENzhIS9SgANOMoB+kCQvxEPcEH51QLRgVQD6gtk2cKOgJiQTnVqg5KDEukD5w2891qOQQsgkFDGLix5j4YZQB9EAp3JumnNhzxqz0p58PDChDTlcjVM41fslR0OYkAIIGWOABFHhiyzZTD1kB7QBA+MJfGQAD/yJ4hAJJzSgLgtYFhKSFBx1IogVuwFIWFYZvKyiLRV5wg5nZlAwrKIAQgFAAwCKgAB09AAE84IEIuIABD6iaAjawARdEwAMro8ABKPCBByAgBCLIxzwoeAIyiCd99WvOQLlHzv1oLU70uw+3tls6Nlmvm/fbYwL9VZdtDidd1FmR2OjVP/JWd3VqvO5XNSIn+cVtXdU8534HuMDuYrCr7R0vUwDDFo54xIso0IAHKLSYswjECMcFwgcWQAALSEDBidTLBjJWgBmkIQgTcAEMMra4Brjgtw3IpBFQvIEJBAE5iulHODjnMph57StAyBkP6vEVClAQAmVxiax4JEVVbf8AAQ9wbQd+64ITXGicCXIaYqTJnLsWZDN9RNf2BmMsPbanh/ItIErCKgWyzrGsRVmbUuKT3r3urzgAjOsAg8Um1pCUCChAVAHVS5GvxOMjBNCA7MjgARfA6AmgvIgaSuPc2kIJQjwAqkohQgDD9a2dfJIkClCiKOy4zjL18EADanrZM6ygAyDAAj0cRwMFsKBmO2uIQAjCADGYzB1nSOw8XLwBDSRkChYIiw9cUAY8cenO2R3Wftn1bK/1DzYCjmdV8SccpaUrnclmtgEJBV7ZYOs4DMTUAs+XzUHa01zFqs6A55nuuFKHkeY9Fjfx953twW9+Oc43nIqlNfLI43T/IZxHPB4wAQ9cUDlGEyGI4UWDDgjasBAJKdTSAJGPGcbimUkDyA4zg3uQijVKYpLicOxWeLGEIzUiwGrq4QIiHsAFHqtI8p6wvH4kvGm3rpCcKuKOzjiVY2lAFkllLjG3bo2f/XrWP6dtLqh+zUtCWbNZ0WxHNPWLPQaEW3vEWGd8a4nfhVGpoa5LHz6x/LaMgVdIieCCmMhKeEAIwQWqEwGCxQMEU3jB6SBzI7bIQwMM+AAFhbuY8GHoAKNTEw0I8ADhbWgGKZKJy8Ughgwd5qZhFMhnCJATD6RBR076AAMKVEV/TKC1OCAQ9vDnejLWDVoB5Vo6lX5fd8Iy5ejq/6ObCCrdB8KkywjNUpzS88311Nu91pX909vZb7Fra/gBfJed0D1P/lKTu9+CjvXnJHb/CGc1L6B0UY3gVOqVJAIb/AgKXO2OJHhgiEY4wAYyElKHQ6QMGJsHYkxCcY1LjBMiutfohx2BKWliIIxxsRnQk6K5AhagABCwu4wwwCPrhzSAkAjogM94lfxQE7OLiQ0UAhEQEYbyMJtaCH8gwDh5L2ervnXqMnoxp6c4MzVbM7NRmwFIinKZsT3Cp977FgwSs3Szs8HgP2h6mWRLCJnRHQFYAhQBDIdQkHzYO8RSAOjRtIZgizMYvL0RAOi6ALCYqsZ5iM6zkVSKq4s5gP+UQhzNc4iLw7iYIECqgSnX6IwvAA2cqLEtCBGPURRYy4fJUoMUWbcyUzZByqZuO0T62h5lmbJxWxTd2zr0eTOwYUTvmLNsE7f7shKAuj5wScT+GrNAUkTsG0K62ZbEW5S2iT3xcosv6y7vybdzq0R1gZe9UIjLeaQx+IAQmAJ5CCN/MJqcGTKiO4jOMAIcYIB7YIuKC7FM0TiOqYrCGIMSxEWWGInVIIPRGAGWiSa2YIuE04gygLUnqJWdKQsu4jGHm4vkoRWhwQgFKYgyUog0SALOqDLSKgvWiCU2bBlTYS+lAzP+ecTKw4qBRI6taCOzQZuhkKOzMpMSWCtWdCD/CPK6d+G+8bqX23gJsmsZhNqK6KoHiGsVGACUeLoBYqMgHvCHnzqkDvAxMdKUCWAMF1i8vhkOx9A8rFIOsvO1GMKBErKOlLkAFACBB5AAHGCBw4GpHTIkURGWdwyaKQqOLsDCLQiHoaEv58ife/NKe2s37SKXpdq3ahsjOemhjQzL19sXfno+MyIwuKw+92lF98of61HL5oNF93oW5PCqqfCnMtOnhHS37GgXtDy367qS3XiJFpEHMaAiJZgtxKGAiQIeARCQnRqSxUjGZcwJFLSytCA7EJPCVQqZazyQF9EcYoKkw2EBofKLlDgdIzglxagHFHiFMbBNwEAiJXIK/4ZpOWnxuBgag00anoJwipACyfziyjUCs2YRs2ijDUQEq55QMzCwuqIYgrRygDTgNtvwPcTsvu2LD1BkiCoyug3gNiUppAVInSRoJ5togC80IbnbAqHivRfgtBlaGAHoxQYIjXWsQkAJp2ikPwEQgA7oABiYgBvQC4rRJUFLKTscRqfRQ5IwQCColX7onuRJJqHyryJkxIVyNv4KFvvRnhVBRfwqI23RIiOsxfDiH33rPrCjn6o6KO8zz3QDOC4pvt0TUQOys4x0ia4JjXxhzHoDS6hQGIwETMAkQsJEn4QZEnm5gQaQgMOhAgugQAhYAM+7k4dYv1u7h4jwOBC7uP+HAJGPCoxqvEY1jQkWasPh2QIf0YnBo4KP40YUKRoOkLUOgIaLewGbwzmSmMfPM4ufpFPEoceHeBFTupG5MJ8e7Q/c8Ms++po82kjr9Am0SbM1syO1Wj6ypD64WtFxii/wqCjWChXPsp+HuLhPSR3hgw38a0A+xLnqQJE6VAKLUEkgCJqdOYGOMLZ88jfmKAwW2BiGKAsPkLKySAJT05xQIYIHGIERqKkq8Jui4cCoVA4NNR4sQAhFuUpBFKoUvUvqWsyv7Eof7TbpyD1I9CM640jmKzA800hKTLljfavtIigvUz7Yu8XX6zeti45HHB9sTCBbbKt/M8ytkbeqarr/P8MR6Ds+iZgKdyiQNOCI5pIATyvHgdCymJgLoxEVVQKZMfioliDNDoEJlU1NBLmACQCuFWuqCrCAFXOB4IISiliVToKk4zSCba1AoJqsoUkIoHWVS8SCCWiAFHOBJXuCAkCABvgtFEABGgCMT6maEIiCzMK979gXFNUrQcqfH62IqSubLxmr7dxBPII3tgLCiX2TICxMcqGIzXoCIYOdWlUJh/ih2myAhCNbVqqZCHgBn8mH5bmVUYMIFKiC/sMxd6AaEHMHmKuZEwAk/BG1wOynBHsahNuh1HuMCp1HD8wIJjINBcCCknCpZEqqh/1RBDLCsVS3Ga0u8sIWf4pF/3/Rl20rRSH1o0XJqnkTTO7wRFhSTLxdxIj1LktkI/7QzxwrJ7v1QS9j0nWtV4SKOnralk1tCBJZC7TwBzIgqWW8Q8/Qw+mQoNIz03oIzRUgQMIwDBATDIeoRqipEIyrC3kgjRyaADOtC3i5CBSoqeMcpuiBDALJNSbKB/zsUBEcWQZQyH7JCUMSTZqTl82aoDc4gdC4CRi9Ra4YQr3ERXaZWxsEk7EyK6xzAOdAxGwTTIOqV9gbj4vQAASAodLTALZzRbZQECDwLMHAD2BdtJZ8YCAYgSDwFlBjpQ3Z3NCAtRHaAJ/BAYO5LUr0SfsVQHcCDNdZAwmpJZtSFKhsOf9w/ZnTUAM6sTnLxIKu1F3GhNW9ANjbuCrnBSgDoVTrjRtVTR+7kdH5oT5P1Dd5/SNX3EvZ4xawBOSZ+DZk/aPu8rc50ad7ssRH1NFuCcmCpa4oBUGm+KGCGwE1oLIFaYsUkSCkMdPTFKlpXNPFs7j8uNX9oonEQsDSoYiHAgIE7YAF+GVgXgAYoaAlSIh3BILWlceBaJhNXKph7AAW2N8a9oAdhgzbco3DnD12iaetm86ONMS1NRuqI4p9QKtRJd44TicA4w0axt0RLg6c4q3+SwyiqWQk5SKaAcM7tlCCIJDRCAfReUIuuUoWiIcOaByMA5mc2QCCMSy6WMsUWhH/BiKAvVkACECYMzWcbfUY/0wi4czQ0jgNCU6Ln9oCJUrEdy5ClJ4vRSyP2fPKcfviecG9PG5pQ0zkNwHCszTh0tHkhvWzEn3YLX7nfcKSd4LSaqFLO76eRh6v8nRSTKGn4U2WA9s9H+oIP7G74BwnRO2wFPg4amTD+60KF0iB0cFmbVuNlYGp6fOUjpDAKEgO2fwYGPIBFPAAXoOBm5NdKnsC0ICL9epMfVzBIIznCQIxEExe/8IeTMVeZos6TLmAOYCj7ATViOzOxgykrYLqFjTLPlJV72mIMlAHwhuDaKZn8MhY3CSiyAg28o2Ij7yp/5WcefABQmPC9CSiFNgA/5iIZyMwAwE4gFpRA9iBXstwnTD6rodggKXUGYsgNRrYJafsa7qLgpUgqqDhO8XQEcYN0TkOO7oaWNiTarxFVXkNH2Fxl3q5YS9rIDtBZBLOL614RIwNS7x86fIpsHtdPnndvrNEVtuD0R68RN5TXvMCPosVD+RYgRBQAg24CNJtCJKKjKccWTRGkQnuQPh9xjiMX2n8slsNPIkuslnB5WpzgVJ6Owhh5emYARGYsL3zh8WN4Ifz1q+VEqsyJJmFKw8ggIwRAqgZyYQ6WO+TGvl5mSmZwR6sBy8RZ3H21KB44XEpXtoIrz8LnBq9MumlFpqQh0BEnANAACxwB3lAFP8sfQAYUAMPuCFBqy2e6gs+EZA/ibtwiDwJUIKDSAJ3+JQJegALIokXYBIKwAHjeru9IqiIblZMWSUYAtm5kBUqQBy2locgmJUeixh5+KlgTXPgeEc7HZqxXOxlu90G2g+mxmncCCdVZ0zxYcRR12x25u9BloobvTIdtepXP8+zxZQ7G1FLVsWE4ulVVFLxoquxpW/soA73/l7wzIyBwQEB4AIpMx3eOowVUFowbRhcMeVlHOBbbQvSJB2KoJoDQIEdmgsq9Qc+RMAWBWAgP4EjdwhoiLUQCaYdWeIfiQgNpSAaWAjIDJRRk4eMotpIIHM9fgFzBXMECAK4+NUGeAD/ELgVeCphRj5yoE52hPSHtYWjshJnHeRBsRRFs0B2WfRm/FanhoC1ZmKZBH0AH3AS42FjgZEBj8ghwLKAAgiLJwBDl5iCEaAAyxqh5GKA3JH0CfjOdhGDIZK1EIGfwhQtxEhugRSYAvC1A+gABgABCYgHHODljTZ4VqoaAQiBEQiBIFhcDl0WJKIAdLXXRrTv/Y7BA3pXLp+z9MBUP75LOxYv2pUzQva6ePXdZ7nXdQVvGYxjacMR//ky3ctpxWbelHbYWgaoSDbYBL+XIqbNMXiCDygAAXiAA2iuJ5lgDipZ8pWggtALDq+IBtAQxCA6hggQ+rMAGFAAjmlSlljc/6KdDuS4qyG+AWSjV0RjQ5BALL0W6SOMKCAQAARQAAQYmvF9EEP6qHA6A7ZQeSPQHCCQgJY/AEiYsBGYAvsqFm5OwEmpcvB5gbAyG3FGGyl/XIHlo79MS5qW0bMdeYy7AARYPKCEJBwACAtT5Plzt+TBEyPz5ilkSEHAiTL+5NVTA4MCkAcFWCzsaESCCw3yyNTzV9LdCQFj5uEIcaFkSZMyYfozueGAkQIz6hF8UZNnTA8NDnTseECAhHkSJvw0KIDjwnjhsPQbsSUfDDUmCVZUcBVGP6A9J4r15/PsRLNqKbJdS5atWJ5qZc6kS5fm3Z9c1ZakWNMv359bY/psi/8W7Vi4YxHHbCy4L8yxggnWRDt4L2CfkBXL5axYbeGydEMnLvuZdFzDMv1Grrk2JmvWgvPidfzYde2temVq3l349WLgqQmn8UdDAQ6GRRcaOUBAA76SEZ5SIeC68PQnOBjcMzl0nk6y/m7mXNG4ngcCRDsuTeOXsj8NETZMmIJ3cIMP8yqg8OB69EQrPGBEPArQcNwWFIDF13RCdPSEAlpVZlJJN0DgAhcXuFNSb7K9EAQCRDS0nEJAWBDEa7jNlhloKur2G1q26XZBIPvwI8WNYEhhIz9g8MMPBkMM0IMDq7lFWmCNxYZXh4TRNptgSPbmgX/+9IPAA1s4OI8QW1T/AMMJE73wQhr1XNDAA0AoZAQOArhwg3syqTFCPE+MMAMIB3AkxAEKRLAhbz95wIB+S4nh2ZE1kVfAChJF5qQ7GkyQZYlXTIBCUlUwdcaY/iwhgJrzfIDAFFUBgVVYvPUDQz5AKICFirnFlJeLddEko2NSpnVYWqq1xaFeTgJ72Vxz4XrbfXbVBZxbsd0Fl0m9DRZloJC56JhtMi4b12y32nqtXbPa5WxvvQFrbYueycWrum19dq6xY2FL66zi1stiTRGMIMETDrIAhAQh0CDGT/VEwMS/BPjljkkNbtedPN89MENxZg0lhE5lUEQGmReEyMIYTzxgXrkaEyTPC/IE/9ewAE+wIMAKca6r1w0hAKHUBFiwms8IqcpzxhkrgDrPGCkINBFmNVHpDsFzAfbTmC9cWQAQWwoBRBUwRFDlaqkFJq2TMW7718xoXdDEj2n/iOOOP2KQwQCEOADUt9meTLd4M09Lt9eoAWa3XNP+9d9exRb033+aUbRqq69KW2zgZyWBwAcsLMDDC/U+qVk99UiUorHLVubThPBl/hu4wMo2k69lt3hW32/NfBq43yI7NulyDas75MFeNtzdJ79uVmeh2+oksbOS/lag+PLOblm6Ivq4akgGD/zwh7WmZGu549st+OFC+eRkyPNOdmLM8ooa2bfBV5DK/4mVsuJixf95t7J8+UXmuAyH1jlXAuitXPVKfnnTjbjet70JIa5c1CJd7gL1uN+8ry6hgRJNAKMa21QvSc8yE9pudCMerc1tQiKSb5iHpNo4TzcITMttvtXB5eFtb3/7W1qAZS7cyMMiT9hCz0AnNppE4Aos8EEDNtMZvQVOMuZTTYu29TRbOdFFivMgrZRlr9uNbVnrS1f2dhVF3u2lSRMSGw6fNEB6WTBdTNyLEvfmwid2LXy5UeNshii+mWQLfJoTV5NM9xjK8K1d6nNj6zjDQDLWY4e2k1VdlvSr31GSgcaTFRzTqDqg7C6H4gHQZ/jIOlB2j0L6K99tvPcoVDIxhTBxYCv/sQfLD8ori7Nb4gXUZiO2gWGXQIIbkc7Xx0dN0ntfq2MjexU98glLdotsCyX5Vjq6SU0BreoZ9/Iouw34wAgiWEHm8BivWzkxjWCTXRndOMjhtU83M0QnIhN1PXfdUXz3OdYLzfjJc+5ThWIMDu1CqbkPupNJKYwmZpzkK3TG7oLBCg5jSiPRQ1JkebJJpjsDtUgM+vF23qKVMeH1IjBG9J91pGUGvWUuFvktME9b4bJks6Rpjs80KcKb+ZQ5IUZOkozJG5xCeYcuvK20dzHtGjSf5U9+AusCc9iRFHz0o33gKG1zgJsz5hZPxhjweXaxaE7vCNCZWQtdy9PoSato/y2L5AOI/SjmJxvTDwVcDQRBiF05g8o6vf5URasrJRwHucpHerRuhp3XEiFK0jDCVXAOJNZjERtDLdpRsdAK3RsJaiR4RfB4bKSsZe4Zwz6y8aM2jFcbT+s319EzeFv1HU9tSVgCbsZ4Li2eW4Ylulm9R5ojrWXhlrdS180LQP58YVj/mtsD+maV3oJWY/uC0uCgayYwFavrzJJLHrEtbTiy0dvi5gCSxEp8tJsjtAoZNuF0MZu3HUxoL7vD30BmVU9QUD9G2Ty/COUAY1hKOFPnWG220DK/QyPoyMk8Z+kQniW1XmLjWct6/nGPKt3N7tLZLUIGdJlfjKhpDdpXr/8KN28J/V36Wrpaas0zsR5mbPHEBrZ0qhKo7S2t7R7JoqEutVlhLCsp30MbbHHYxelVqiNTOmDkfevDmG3jcEYKT3IGdXXGpK8BjYTcy3LUgaijsmt3yL1cqo0fVJVqVYM0gKw2uIPF9epk0NpZJPe4xO07n++uc1DOqsErqApchusxgQ50YGgfcIk7VJbM86K2szUG0LEu6k9JN5OQ9qydZJP15ok62bJL</text:p>
      <text:p text:style-name="Standard">3Kkn9cmrTjJTnH3sYDkjWUiCVho2b5atDIU6NtHe8dUsdE1089m8F6O6Wabh1jjP2EVR2g2pByRyQ6m1xlGGdqRc1R1LhZ3UgSqJWdLVnHJHmVcvmjj/L052buEazNUnL7OwrZXL2URY1RGWMLzBHC2AWhpoZ6l2jB2FNPFeqMgWiZSolWFcPILILe9NQAINcVUXCMY0eNtQwTXeYI9rq0lp481ZAB1eIhcMvLJkulYhTiVsiwxqupDLwfCU6C07Cm7mBnK9S/b1WKen1IAKZ57M8nQZFZzRa9sWxx0vrkYDFxhnY/y4wjS2Qy0Muow/7qZdHXlcmfnOSSqVmP7+TGD1bW9PUj038v3trJ/pzOkm+Ktm0mVUS9ijfahZbufG32QDzcNqMbfKvwYubE5KkwjGdlia0VlbwZLGubxgAgXgEhFIVUB5+nuke8f0xMMtwa1nk2+Q/5QsHj86L5p3mrG70fUzyerJG5eXso/POM+lW2LlrRPUlv44PicM78tjWnRUdHU6H19WxZYU66z12t4CCWvDqnLfjmmX0JtJWme2BuvFSm9r7a3pB47T0noO+6iZ+yLnIvLoZyVyj5Gr58sWF8QEcSpUfdQ2dv9ySFqlte+hP3l0RRuHHX+5A6HJ8ahbP8nTtPiGPE1YcdsL0dTGoc/AqRNtTBTPtVjMwVj6LNTjYN6lqRGDBVvyhdwycYaTlZRhIdORVdyqsYYZJRuMMBSzwVyMaRzyGdLqnVR85Z3mCRgX7VbQcZiq8R6zCM4WsY9oPdQIuk44bZJH7Z2CUSCEIf8KbVFf/rHT8dmdceGZvaQPikmTpkmSFf6fGJXf2ZGQ2okQkAxBDsjN/+FUDSYN63GWAXEePIXeRqGVWfEFsK2X15kWr0CWGOmbbw2erO0Rt7mLBXJf6dkRIR5WvL1Wp63g7uWZlxVLZ70aIfaR9dxU4QiRqhmXiQHdB7rc/a3RDPqh5rFIC3nVJk0d9sTfp8FZKtrghq0XYvwhQ0ma+GFX+SxUUmFZhxkisuFg0rVGe5XGRukVT0UZldFKIjUegV1SDkaRPJCZuq0Nd7Ufm40WqsUFvFyW8xyZIT5GSHVbDO7Y5/GV6lmiHuUZYs1U3uWfeqGc73WUBzriYmUOp03/GmuxV6n5oSGCo50N3cqpWCzWHOXJEFIZVByN0QVS0Aam3K7ZHPS41jFOVK4dExr2HD4Nky5y3QJJXBg9WoWJ3sdFX23pyv5ZZNDxoLex4CHBljZhWUOCVPMYz4mRD/uoU63dYCxVIfmpiE+gH4+QUNrZyFWJF9GV3kCBoxrKkYQZmZ4NVtaZofA1mLH94JydoDpCkU/tUGAB2mfdnrrcDkfe2CcuG2kpkfDoSku+Czw2HPpw3T1W5NPhpOjNWLBd3wIZ00WeJA2FndKJZWHlRcnxWAnqYEsmIeMJTjrZ32cVXzwp1I/dzsTZ0kNyy/4hZFOSXhCGoODgDr8dm+NJ/2R2EZBOKtPFyRFg4RPGAcV2PWNUUVXahNc0AhIiHtPOwdBVEqVHlRyowRQuPiEPgdnwEKHtvN6GIRNC9VOYndzyaeSjmSU9yhztQE9hURj5gOBgzZKS4dXGmWIlUltChVuRGRO9kdjN2SNZgpF2suDdxaIMwuBcZiVHEdZsRSFFdFJ2WiIN9tt7LpTVzWNesiKPwVG1QeQtBRDDnaC0BaQGeSRq5djsAGFf7tVa8pM/lp8/OGOPmJnapNkJOUBxYOY9XuDucd/deU0LqeXxXeJmxlfv2EYEsYscop43yk8mXeQu1tymKV9b3qdtwuJDdl9X9pMldeeqUdvwhaXJTf8SDslf5eXmSWXeIe7lJm5jJyqbfdblQgoheqJiWWIYbVKd0i3JJFrGF0EcASEmYbkodFLiFpqSqXFluRVjiAEjFqlpKW4mTEhTNe6bIzmhY/5eunVXd5kZjoSX3PhmnrrU/CFqbRlpdTJPA27m11XbKHHPcRbgOQrYkD7UDZ7mWNGgsMXgWh6qi/ZamIqSbH0i+ETWklTXZqknOyYkdRliI1bboo5dgn6qGM0kWY5oiqFkhzFkqGmT6rTqnMEao5bXNQ5WeWbfIxJbTSFrQZmTaP6eylnROjmcqxZdsVYbLkacsKLgemYb7rElJLLobnDZfo6d5uxkIKCNF7Jma27/qKXC53X2H64pa53pFGcuIgstIVwJacGA3IAuV0s2oBVSRrOGTy0mmyQuZY59II3i0Tv1HkB2qx6207Nl21bWZIDSYzv9FFby5jFt0UAFJINy0bLhmB/xot69F5aOaYStFlqCY0563ULCHKcqZEphprbY3auCrDJ+VkfqILJJHbBN4Jp2yCE9l7g1J2pdGJZNlrw1I9oAqne1JjD9g9ZuLdd2rdd+LdiGrdiOLdmWrdmeLdqmrdquLdu2rdu+LdzGrdzOLd3Wrd3eLd7mrd7uLd/2rd/+LeAGruAOLuEWruEeLuImruIuLuM2ruM+LuRGruROLuVWruVeLuZmruZu/y7ndq7nfi7ohq7oji7plq7pni7qpq7qri7rtq7rvi7sxq7szi7t1q7t3i7u5q7u7i7v9q7v/i7wBq/wDi/xFq/xHi/yJq/yLi/zNq/zPi/0Rq/0Ti/1Vq/1Xi/2Zq/2bi/3dq/3fi/4hq/4ji/5lq/5ni/6pq/6ri/7tq/7vi/8xq/8zi/91q/93i/+5q/+7i//9q///i8AB7AADzABF7ABHzACJ7ACLzADN7ADPzAER7AETzAFV7AFXzAGZ7AGbzAHd7AHfzAIh7AIjzAJl7AJnzAKp7AKrzALt7ALvzAMx7AMzzANw3A73LA9tEMN7zAPp287tMAPB3EPDzERf/9vO+TwDd9wES8xE1tvEANxC9hDE08xFTdvEh9xElexFm/x8D6xEHMxGIex7uLwFYuxGZ+x7HoxEKMxG7dx6l4xFruxHM8x6P6wPUCxDtOxHu+x5cLxFSMxHweyICeuGt9xId9wCwyyIi+y3pKxHzsyEB8xI08yJcOtIeMxJgcxIj/xHVeyJ3+y2PoxEiNxEkeyIysxKKdyKnNyJuNxDrdyHquyLFPyI8MxEkcyKSPyLO8yI9txK19yKXtxDvMyMQvyI+dyMP9xJBczM+uxGj8zEL+yJn9xM1czGzsyMpMxLk9zLFuzN4cxNPvyNJsyFEvxN58zF9dyNkdyNJcxOr//cw8bctdeMjBnMhY/MzznMw378dbW8h9vsinfsz4P9AvXMyBDcz0rsxcTNEOv8D8H8Sifsi3jsS03tEWf8DMDdDhHcUCzcjdfNEh/sER3tCjDcTnzc0in9AdnsjRztDjb8y0vtErP9Ab78Tb78xVT9D1/NE33NAWftEbDskvntEz7tFFTcEyX9D3n8lDn9FE/9QSXckILtUkb8jBDNVY/cEdnsyjr9CZnNVgz8BELtUEHNDCjclin9QGr80MHs1mvsVrHdQGXM1V7tRejtVznNQBztT+7NCknsl4HNgBjMj3TtUlDtGAndv8mMV8TdUcrNmTv70Zzsjb/cGRfdv7a/zI2a3QcY7Zn1+9kdzRgfzZp0y9OF3Vpp7b8TnVnq7ZrvzZsx7ZszzZt17Zt3zZuZ68KlABvq0Bu/zb4tsAAAIAPAMAA+DZwJ7f29oAJpMA8UEEMILdyT3f1qoABPAHRkEAPUDd3T28PkAB2zwMAqIA5d7d5M+93d4R2nzd7L68KkIB6S3d7zzfxpvdCrDd957fwvnd867d//+4OwPd9J8B/F/juJoCAzwMJJIATHPcO1IGBR7js2reCl8AAGAAHGMAR9IAKEMIwlMBoS7iIly6Fk8AwGMDNpIAJlMARkIIVkMIRyPeIz/jnlngJAMBCPIEBlIAJVMA8HIAJ9EAL8P82IWw3jR955pa4M+D4PHzBjhuAg4zBjg8ACVQACRw3kmd55fL3fYcBAKyEEOx4gpMAj/u4isu4lqc549o4k4d5CYx5CUA50RgAmqu5nR8ulyu4l68EC4i5er95f9+5oCNuDwDAlpB5mxvAMIz5MDC5ghv5oEf64Co5kzs5oN/3pSt4nUs6p+ttoW8JAHi5eodBggPAjas3pHe6qnt6gltBDVgBe9RABazEPMhAEcgAqq+6ruftpy/HctC6r2v6rg972/5wiP8DhQe7suc6sTf72aqAkIcBiG9try+7tZPApju7tm+tCgwBBwhBCly5kCN7glu7suP3tqd71/aAAWz/AdHU+g84A7QburkvO7arO75Te7sXxQcYwJCXe70vB7rne7p3OwcsxxfUQALQe8D7+sAT/LargBPg+nLIAMU3vMBnO8Tvejv0QAD4OMbX+8NvvLO3ALs7d8hfu8aTvK6rQAsAQHinfLCPPMs3uwoMQA3IfLCH+crX/KqrQAa0gc4vxxYYQKr7fMmrwMcPfUdUQAAcPdI3ewtYNxUw/TzYQB30fNR3eg8MQBFYfREcwbFvfbP3QAYcvM47PdSTvc33uM4DgNizvbqrgHWjPMZzwBBovdx3+m67fcMzQQbo/d53usnrwMUvuxAovArw9OCXfNcDgN0vhxDYwNMLfuP/J7yFm0ANtEEWVIAMZHgClIAzjP3l47sKOEMJeLglfHiRo0Hps3dAAAAh+QQFBAD/ACzZAUADWABnAIc2NjTGxsROTkzm5uTW1tRCQkSioqRmZmQqKiyWlpSampxqamySkpR+fnw+PjyysrS+vrxubmweHhxWVlQyMjQKCgzS0tTq6uxGRkRKSky2trSUmIjY0PSUkIycmIhiaGBIyICcoJCKfmiWkJgsLCCutLhqcmhUUEzy9vgeIiBgZExIQkRgaoTAvMikmKQYIBw2MBD6/vgsJCh4eoi+tMRydnikoJxmYGCytKicosAKBiRSQjyUhpwECAxKEkhsaGDIoCzs5OR4cmj89Ph0dqQ2HBzCyLBybngsdIBQUmDM1thscng2KCyouLBghGjW3NhKQlyaioDS1rzCyNjEuJy0yMQKEkR2flBKUjSkqmwkLCj46OwaHAhKLjTEqLCAcnDi0MycqpikisCauKi60PBcYHDEsHSUoJD00Nie0NTEkJSs0JSs8MAsLMgyMCgKBAx8fmweIBQcGBSmoKhgclxIPERISDwyOCwGEhDooKwWGCDm7OTw9Ojy+NBsYGiwoOhkaHBAPEhMVEzs7OAuLDDAxMS6vMSAgnx0HoCUkKhwdGjI4EB4gIR+gojw/PAaFiDCzMTW0uBASESAfIhEPDCknIywoqg4MCy+uLB2ZGh4cHgkJDByZIR0THz69Ojq6PiyvLAeGCB2ingoCiwQBgyYnKhyZExufngiNhz28vjk8KDKuLwOFBgoKAzSxsyuuJASFhiuipQaKhz6/OheYmDIQIAQDhjk0Jhucoj++vh8coju9PgoKEgaHDB6dnh0ZtwKEigeHnRCUlRkYHBiXmAKHhiuuMiGZGgKMCzo+PDy6MzW8OC62MQeSkgQFAhKPnykimhERjAEAhBKSBQmIiBcaGhaYGB0ZiCeipwoGhwiJiASDgj2/PhiYlzy8vReXlwaGhx6enz6+vwiIiT+/vQiIhx2enwWGhRiYmQmJiQSEhwODgwODgR2dnQGAgR2dnyCgoz+/vwSEhSCgoQWFhRycnxeXmT6+vT29vQmJhwaGiQCAgT29vxycnTy8vwAAAAI/wD/CRxI8F+6TdS0bSrIsKHDhxAjSpxoUFu6ixcpatzIseM/apvSgUynzaPJkycvKrxIDaXLlxJXilwJs6ZNgZvyJQyZ7qbPlxd5phv3s6jJoSwzGl2q8WDQg0yjSvxGteo3qVgdotu6tVvXrlmzjiO5k+TFsUgTtgz7U6TQkSNVCmXr06xblSrjgpRJrSddlE4V5rMYl6XMuwr/przLeOXhhHLzKT6KliRPbX318g25djLHy29DCj0s1K/njZZFzhytWvVYzIlPo+4rFyPmkI6F8pS9kee4t4+TIlXNW2NZw0LH4g4du7jEg/lWY6RN1ndp5wVVFiRcei/n0ngTYv8feJu4QIypK6eujnT3ePSHP25aSV0h9ZEWMY4d/49+TqSH1UZbedMlx99Z6HFmGFxONWjRa8MtNF5yEa4XGWbsNTgcf/KhNxxL8/E00mi0/YYRh2aZmBduwuVX4WH7oViihnGtFFJlaNFGHYc4oVcWd63RplttMfIIoIiseccegdrxeJ6IdilnF2PUjWWik+dJ151TO0WXm4dYClQYUibmN9p/M4oXpkFkechYWk/JFNKaYi53ZHRo+SacUnQapGCDY8pk4mt9Zrlel2TueWKhdSJnW2nzAcgoQdKBmBSSLE1KEHD/OYaopg0d51Z0hYH60FlD8mnqqqy26uqrsMb/KuustNZq66245qrrrrz26quv8thC1K7y7LNOObs640s46wyLqzyNDGEOBRjkKsMh8dzDrLO1ftBIPPGI044tyNr6wSTgxsONL83aKg+26fIDB7m1yjNPuuDyM265ssrTAL7gctNOu/3eC3A80hIMq78Hg4uPOQq7am/D4Eq7DbesMkxxPPyYI+yrE28cDz7tOIMxqM6gKzLH73ycMbwr4zMvv6DKo/LKHI97cqHOGIzzyCVnY6rNP6eLzzus0Myzz0WT7DKj7xaNL8kR00m01Ea/44zQhUaNddZ4KI1lyitrAMA+aKettjxdM52vOOlOwjbIMMfjTT/7/AtuCAjsjazp1Xb3I48cAhQCrgVJyEE3uHebPM44DKTbgDx+Q43t3ZQLRM83kYDbQgaKt2ozH4LzKwEFYTjcDiydDa2I4BiPYsIF4D7ggASi75N5QS8EogG4AyxAT6ty0LNzOs6EA3c8BlCQwq3gnBAA8BHocevjkYsDQQG710qPPQk4UIHxuKawTgXgVC7rUBEFBAAh+QQFAwD/ACy4AbQCMQNoAYfi4uRWWmRCQkSCgoaampwbHiS2trS6uryurqw6PkzY2NqOkpx0dHQaGh2goJ9TU1RKSkxubm0SEyGqqqy+vrwiIiR+fnw6Ojw2NjSGhoQvMTzo6OtOTkxeXlxmZmViYmSysrQ+PjympqRqamyWlpR6enxqbnbv8fH29vQqKi0uLiyOjo12eISSkpVaWlyFho+anqT6+vxKSlQZGSwdHy22trwWFh1ubnxMTlQiJS5qanTPz9SamqQ+PkSioqxcXmgmKjRSUmCWmqQ2Okx+foyKjpRudHh6gIDY3PSgxJxEPDAKHiiMhpDKuszw0rjI3OhCUlSqkJQWdFiKdoSgtuigqKj28sxIPEQsdNjs8pB+gKhibKByiHx+uqB+rGQ2KCxkWGAKMCy4wuyaiqBarIzGwsi4ysimspS42tzUqLhs5Kg2HBygkLwkyIAeHnR6dHxydGi6wMAWICAoGhy2uqD8+ujIzjRUUkhERjAGEiji8sjKytgyMChIQkQaHAz43ORKUjR0UKB0eFBSQjzExNjK0NQoCixISDyyurBKEkgQSlzE8rR0aCA4OCiggmR0aNyisqwsLCC8uNCIpJSgqsQaKhweShTi+OysqKBGSkh4aGygqnhCgmBgWEhyfHB0IIB2npSMgIgsJChCdBxCdJzQxPAKGAyMioCg6LS2rqDS0MwKBhy4rrR8iojIgii2oqzwrtSEdmhKPnzwwIiCUGQeKEhihIzExLzIqOwmIiDCqKxUTlxmUHwoKAwKEkiEhmzmgqh+dpDINIDEzszaxMzQytQsLMgyOCw4LkjCxsjQ3MSglpiAdny8wNDwyuRcVGAiNhyakIRmSFhKSBR+nryqoKiGaHhsrOSyrLT6/vg4MCy82KhcZnRsyCi2xqimpJBKLjS+goygdqDOzsB+aKTCwKgyHki8qMzUzKiuguQ2MBBuWFjIwIDOxMwyMjSKipT+/vQyLjTKyszGxsTCwszO0szOzszGxsz+/vxGRkyKiowmJiQmJhzCwsRGRkQAAAAI/wAr7Bs4MFeOfQIJ7jO48KBChgMrOBx4UGJDhRH3OdxIECLGXAlDalQosOLBXCMjTuyYciHFgg4TYizZ8aBJhA1B4rT48qXMky4JOkT5EOPJihgzrsQZdCjHmjB9MjVKUGBChj+hZvTYUyNRng9pKuQIUWdUq0BvUuUqs6pLri1R8pTp0epbtQIZYq0as6/SjFN5mp041GVbkkzrQlV8se5SvhctrrRIlCvciYcxf5wsFLDerm7btpUL+eHklTmINk592vNTuGYR+k159OPIvLenNi4J8inLqAspryTdGTBo1LJfQkRasDnJgxj++fOXj7r16tj7CHDXQKTuvEt1av+2nTQ486AoKw+369up6vKGz6ZEqZZrbcvKkxIGHZUo0J6USQURTe/lltBEpJFlXHq1odfWfU4VZ9RXiM1n10XA7QXWVsHNFKFLnD0XFFNZXRhTQQGqNOF4Iz3GH4aHYbgZVVqlx5JaXiUHoHEteReYiijKWFRoY/0oEl0/mTWYXgh+CNxUFPbEmlY8esWiUP7pViFwdI2IE2O22WiaWz3Rp5yLRTHJY4wMikhcY3BuWGNWtyElUwUYWDfdnnxOJ4A/3IH1oWZixZYaTnZGtpRaJ2o1nGdF2rXXY2UV5hyHZDL1H4nNdSkfkHrFmFiIciGlmqVm/rahnG6RtelvriH/qtpeqvrWIZXktUhkhYLpaNl5FKmX336l4TrVofFdVduFY7Jl5WKrAXmoi6VmiNxVMQqGZo+RpUSnmJpSJRays5UHprMjLfell2DxZCmZyN7J5XlTPnkTnTpGa1NydDUpZIFocfqYWAdm1G5cHDnpK4maoVoeghrsid11FPsDzRyLoYrvclmC+GJOYQHJZoPdKltmhOgSfOK+BcOZm6s1LjXafmrK2PKi674M3KZi8ftdUsIheuyTPQst6qQ89nYWz76xqqWPnR0M65NKO4ftsar1vO3KmYo3Y77weackmu9dtTOQxVUaVMtbRshoUwXOZO5JPhJscH6x5oahR18l/9oczFpiWVS/D0fJ5ZCRPolY0HBxy6yQEo5G3puifhj3TWq2mWd1fXbuTx8adBf2U2bPTGVlhAPmtIG8IgdllaqHPaZz8SqYJma4G+xvlSYDBtSsaaX70dUtOdc4sjvJPXt6qXdYWKOiwlh8tklVS2ah15rK0lwnIokwgICzHWq3p8ZXLmmi2vU4w+DHp3fCX7cZ5Z0KMvs7fCMemSOzNWPYqOLvCtHZqocmkvXuTDYTWvHG5j7F3U0kZSMS25L2HzqRzCBV8xi/GtQzxgWvNJ9RHoDyNJ2JmZA6f+JOyXJVLgEqsFxFC5bL/vc9GQHLRFjCnJOsR7Xc0Opn8EGXkP9YVL4YLg4pvhGPumAyINrIcFc+IWJ4BvXAHiEoXwXr398c6LKzNe5sRrxUEPH2IBrhBiyXkdsBCbPE2ZWpM2JCn4e2lK4rFudQ6lIfjIh1xx1VqWN8+5BIWmM8Pd4NLs1DZJAe1S3S0aaJ7pJSsAAXFyBK6D8Fgs3JZLe78ngqU/rjUEIwwDnPdS5QQFuWGLciL9F4cnlsM9tGKgOld9WRjIjr2hQHV6RLykiLIZxLYrICrGSBbFt/qdCbvETLDe6oQE6KJUvauMxUZYh3e0OYY/41o/7FzSwWIZAqK+gtIqVqOOg0zFMEyLdmIahgpUMiHDeVRwKqSEws4mNZatL/THCFK2Aa3Bv9pmnAtyWzMOPakk4GujTYxc1LuTJeLvsjSXeBsylSkZrwYqPFBq7wL72LpBMxQ8ITntAf2xGdAvWTnJq9TW3godprEro2J+pGe4lBIK3YEzvpKRA3tWSXZnZaQP+hZ1l8dOetFlcseOrMXAPE6F8MJydhzSedDT0oHNdkLqfKKXV0s+nUXrk7jzjslz+S6L8QSrLAXBFHIhSZGDWUKb2l9TNasxn8RNoxX4lGn3CF6NeO+saFtgqB+HOTnVQZsCZiJVGQVeal+socQ3VEmGA7DA5vWaRAgm2yI8IKKU3JJ86hsjkYTF5ig6gwy1FqgeZ5YwIvsk6P//bRXsVbqVTa+rgv8ipHtllf1uTTPB3</text:p>
      <text:p text:style-name="Standard">Os7NFQVmD7BjOILVtjo91I7OO5jB55TNBeGtSx+I5JDM1N2CHQVeoOAJW3OqNN7lj6tRWF7QuOhF7h4UoQ+0zTXlNs7uM1Ar1IPelyiqsjbipLWz9FdMw4g+ruZVQYSMkqFHlz3K5pW9/ZrnewFFXevuqS0kpNrE9pZQmhOxv8iTVVrdQVYLpROOn0qrWll2Ilp415ju3NRjEJm9K6qKQPLnFNZaCyZ7NqpMlQ9atOfpuXTFl7XP9B8gkIphck71iSAS5y5aydIu/UjCsaKiYZYpRs77UlvFetUdIqaqXJZtlWS1lNwYz5/88jf0fc1h1QAnB9HrF6RIte6a22zVSjg48I6eK/MOBBdSowXVj3l63E3oVuUGKRKiJI0baivFBpejzF87EGqQSxTeGGRSX3Awo5E3eckP7/FZXmERNoPHHU/mNHxqRCDATp+bFuvGtKwFaPAgdV5JQ6V1sgNurAMnLs02M1XQ/hr9kX+93IXoxUAaZ01C+MKume2Jq6diu7jV7saAi83wG6+Ar61pEQKbRp7ZZZ81CuKYsq6R9G83ijkHa0Zyu6VYFNib7Ig2Ue6OhSJELLSr1Nq3Q4XDF/JSP0yLzLv3s9Ht72UlqXkm36Fbeewx3t/jm77JcdV6Rj5o16JFXxGj/Q6usigVsb7Pykbay2qUkd199Y1vIXn6Mi5Zt8F627M4mG5mNL15O4+BMpK8NeNTe2VSZ1nXi0dVy4Sp7SzANsmoRVGCWf6jHNg0wy6rVrVl1ZMdOsSiGrfHUvIEL4ymtKlMpFmHjIhnjHOLX7ENc6bcEHBESkrbDF4tVtZIdSQMzUaKpm9W8ea2m0YgN3F1JaAdnk0bL6rLo1CrMdv9IYCsqesygUfFv1JQ7VL/tbYa/cjanW6+ih/vpkq7SvqLGrTT5jlYSFtZDhTXBdhKWs4hGK8poB+TB+42L4ZX6w8K1xWi5mu++52iCnWjVpfJyxxQfPd0G5khMDXxuhxW0/8x85a99+rTjndLbF6XtXOElPS94Mqme+NSHeKh0aACc6Gp4SFOu2u1Zn9dnrUUmjZNJnQRCYrVNeLcVcNVcefdLbBJUDOhdZxZ3ToNd5KZWsBIlxBFTfYMir4FVOTYe2lJ9QvMZFDIrteQ1+AI5YnYwvVN+9AaCoZduOuZ0xUIa7VRVDBZsz4ZkkBdCdyFzM1I0zWRfOCIY7OFPaDRrM5hoyGJVmadykhQePiNsOpcfbVRDwyYnjhZ1kdNx4aFRMiY0CWdKJpRCDUB2v5drxoWEPYdoRrRLilFGN1JX1uR87fVL56FJzQM5fQVy6oZXBrdch1N7aINJrjNijFQzOP90IeKEf7w1faczTLl0PHXlNG0mLfmCHDZCOOanPDPFI0mkYsvGP8ASG66UcUNhhFoigiEoda6VHD2oSnenKMaxX1q2h5CzLQXGGXDmPgVIa+jBgFc2HplDfMVoc1hEKnhjT1FiK//WbzQDNKN1Up5zWlsEa16mbttDgKiSTrpnaM+kdScYd984PJ9HKC1xRWBCTgBWQa7DUDYYe5k1IsgYVf9nbrd1ZCGkGFJGQ3rXMIOGgj+VMbNFhVGGbVbogMnXizmlTugmYDREaupnkaHWRyh4JV5HWEJofYI4fTwlZj7mJDvUes61igtliBnIWU2DcXLlSAbpNYW4PeS1H9H/82BDw35HVozIg0hlF1KG4XelpXApZSwDiWe4oSEEWU7uiJOuBopdMW07J4F8tWOuFC9huJIVUjtpw3LZ5mwIsYXZ1oi242J2ZCbWY0hgyCB56HG+91ZhB5EZB09rJnesshdgCJJFmFtqFnr0hH3N9harVDpo01ddYiuSQoSDdmroZjpLRG1QwlPC42rudVet+DRs+FM7B3+omDOjdyuShkGugzo4kwNAgH/W91VBhhhQxppZwhj/gSOt9yZtiRwncQECgI3ZKDqE4kKINnsKlpZdSUdzWVAe5Upj53tISXs2dz9ihS8qSZJN1n4imZywVTABuVV/VYO3hR8X+Gbp/7duYPOXksVnZTdYy9Z5aBYayFhi0KJ4ELk6PQVi1HeT8OFflXiMmeWJ+Jc+LNaTeWY7sblZ90RJyVQBBoqD/aFHCrpqfxlOwmlvluldnNFM3+iEPeUsKAlcVGJLWeEfmeR4B0g0xVgBx1BKEsNh2nFawxYt+AEuuPd7NGFf6yklHRkjvEUWi+dyIiaE8vQZxcRkEllmspejrmcQPFebM4hJsJkv7VRjyxhjrRRU1fdV4sgunThWegeAQ+NbzsZANDKGKBeTiPGR+pNQ0Sc25rYp0dRSjfVlWXolbvZq4cI8XCpXNoWBY/VDIac4YOeXkTBtjJZYmDU/XLQzIQESCv/qInZELC/KRMcmg3CllT3VlJFnot5SERfQBwvXOWpoPR2qOvuSYViln2MhgHCyZ+NxHwH4a92JK9T2lpqJH5+VkxYZOFHhDiXQD/1gARfAg59FIVKzhQSWYv/jW6TDjodJKdeiJXjlFzGWdWTWeJBhcc5FrNH5isV5KzezYCCHdg5mTQHSZ+2pIsKGiGLWjTc4nDaWZBGVYyA1l3V0AfowDxQwAlTDP6uooNrAACAwD+1gAB7ANn5DPPoVXz76SRhgAb56BHxgLUVKHPVkP/+yigUXS2xWoRP0cyT1JysqfxYzBxeoR7GmilAaYa+ioRklExcQAQ5AAe1QCONwDwf/4AAf4A7fI5addYCZsa8/Moo/AALyIA/2YLTy0A4U4AAeoLMkVki9JgoPqqA8wau30A8loLMrNjthlF979kpA1kqQBmQCCUEXmjYIBog9mEVCFl7IZD1jF0b0tZH5wVfFGIhbGEJ4YZ0ClCJMtIgC5XqO4nxD+Im8BDZtglkhlwNSGwIMgAD3UAjyMA/zAAIDIAAEEQL3egAjoIRN8wOQSwL5cFkCoA/JIA80Gwed+yUPamoIekEo4gIIIA8UwAAp0EfucAT9cAtZe1VQ02CzsyiRgBUV8LIOcADzULTzcAAEkLOJWKQ2xId1u2+icY2VVkL2JzdLpHneRjbsqVoG/yG13UQRg5oLx8AABiAPxUCzRYu0FOAJ8QCvEssb8cNGmHRZAiYmPNEBIDAOw1AMR+u/7esAD6B13LMrVPsRvOqrvatI0ju+UTdwDBWJeQZVvtamaGaxZeSnprN26RmVuTONlulOEbRx7hg42/tE66NVD4VF7eduamtb6Lm1XiYZS5dVYxKUFokb7sAAB3C08jAO7SsPvKuzuZAAp2Cz+pqoOYABA3AL8gACHfASKsAAFFAIBpABETAAYJCaCMGWZUc5YZsDfFACV9wOJOAPmbkQ7sAMDGzEgfMuhOi27JMLGODDRlsIxWC09nC0FFACKrB2zRNShoZToOh38jcxff+gQgI6NUSHXuolQ02TmjeqExBAAPdQDP7LCjCgDy2ACT/cD8zgDq37hDS3PhBUGoJJWKzCv+2AACuQARnwDiJAAUVrDxNQwB94YAORAhBwChPgAWFltb+qtbqzI+WXXl3FiddkYj3bpWcahcO3nFl6OALpVsFmKvVSompjWFXXqv/kwg2ovWbDfPxWU8qSh7OBoD11RzTJl030m0QWV4iFgUKnKA1ry/LQDxMwBkXgAAYwD03wCypwEPY6D3HgAULiI/w7Dy2gxi7BAQ4gD6zwAaIQEXjiAQ7QApnggk/lYPC1DxDgADM7DgjgAtGbu1fbuwMBBBCQASJQsPMCL0//JyOX/L/2MA8GQACnsACYYMvFLLFklSsLyncIMVrXi1Ijm2RyxDh3GsZ0snbdmGAKigMkPQ5xwAQCUAGRQL4P0AIMQMoCGs9s2D/FFD1+Co6CQAnjQAAQwBTuAAc1sM8ZEKxgu20gcQGnkAyc2xkLXMQoDFr9+ltyK1jiiVMZkiTSBErDt0hb+xtHkbefBVs9pFGvAXCQfWi4OknBibag8SYvCXqj1yUTHJGVVHoZ3JDKhWfU6nTpug9rrQq3kAEhUAFAUAH8kAMvbQR2rbkDu8QLch866gITIA9VcAdUCwT88AFE69ZM5awQqjg/gAj46qsDgAGZssBYywcngcT3/0ABwkxH1WkloWbV7TAOFKAP/nAnQPDVDIABKmmL8oEzune3SJGiCndS+WB/sUrVb+QXAIU8OdJjI5YsEhEJ/kACqIsAH6DcWKM+VkE8U2so/CARUnu7X8qsHTS1A9oBrCAPzh0RuZACViwPudwiw3vgxHIQmqvEX4wQfKC7onwMMQHhBVBqxUROdIifettM90IjfUWTaydqa3ygXKd9KaeDUzVjiCM5zUVFfitGt+bMw5VozOQ+BBrciGtQ5unZiXmuS0nH0xO8GRUX9Dg9Bj0A7ZAM+hACEcEPVeGypzAMnJvAVGvbIlQbYIAIIL7eti0QgjC7BMABmiK+hmHnzf/3cftwAQNQBgcgAunrABzARvvgDhaw0k6LJyuArwotCl6cXhuXWH1AAjTL4Bi+wh/9inNnZSTz41WBDEmtJyokXBPmRtD0fCaMlE1TxU0wDNggCK/JX3eTA5Ew5JaZwC/nI9r6zQPRAYiAxhCQFQ8gAvZwAApNNLYpEAed0G2BASVwtUegtT9WPTq1p9NiZul2p9AoFQ4EYMnzTQQ+1D6zVsg8wtnscYMVN0GTIqdnJFs6knJMdzFnW4IY6tLsms5sVLE4Vz7qT0w3hV4GASSA1REwwglx0NaeFMrd1E8jCBPQDjDw1ghR4aAL4iK/E14sNQRiNB3xAA4wDiJQAhP/XQMe0IXH0KtYq7WigMR0XvHl7DjgRX5VDMUg8ANjzZPUHEH3HJKJgyeZUEL57WEOFxXjF3ZxZhrk6obueaIo4fLDUA62a3jqw7hxbjAk5s04kfKRg58acdG6mgtDOw4kwAHMcsm0u8Tj4y0DEgJF8NsVsFDaXQLaQBLECzLmWPUjGkUiFkpUiYs59T/iw8xBuoiGZYSbpqnjZrGTXWxl60PIlJf8qWhZCGpqp1XnLEydxGctiKFKx4vt2FJstSIYhiF239fl8hKau7z6Ck6WV3QC8QM1MAxuDecRwb/3EOLrQRCW3g8i8ADWNUcjgLwrgAOX3g+nkAC+ow1H0ARm/8AMx8CoSOzoCg2JwnIBK3D8EPCiVuHytMsA3J1uaAJUHrxy4braJEGUfzcd2sg39BuGEQYQ+3Ll2LevQkGBBPcpPIiwocKCFQgSrKDCCIViDnAMRJjLIEGOEQ+m4LDAgDyU/Rx4cFdwIgYL/fqVwMCBBIVh7W456JBioQo4B+QRgCCwYcFBMMYh4Jbr4NOE+8Agukcgk0uPFSAQGHfAw8g7LYSinCfiQ8t9MCnIG1donDy3M91hKNHvVokLLhz0syePgj5/Tg26RBi1oOCjISUSLoxQYUjGWRtPXjj4MMPHgyEe5lxZcsSOlUULXOixMEfTRy1bNg0R5OqoISEbzv8huCNExINn20YNlfTl0wdNo25sWrNjy5uHP95M2TZozpBfP2U4+Kjqxr4NFx/t8HTz4CGKzJu3IgTlxR4v6GsXx4OKESL6oTRgQYDwgx2wjSOa68EElORpZ5x5UALBAHv6YitAER6ALiJ3YmqwIdWcgkiAaIY5YIR9nkGgkAYd88idI25pwhNtNCgxwWLkUbAfCzCYyLsQ9JmHAH8eMiyFCITSyCjdIGqot+Q+Qu4j41o7LrvgosLAn3yglDJKKv2xUgA+GjiySMKGVAi3JZks7kslSZutoPXmgfGCxMBTTYBT+Oprzr5+NM2dEm6hYIAShGoxQXn6GQADgYIA0ID/DkDj6IMa7iHBn9WEFIQS/opi7AEHikHEgxwEWOEeBd1ykQILWiKxiWECZGuPu9yJUKYMBqDAnkKKqXUcB4KIBEzfqCMMMuxiY01IzhYTDTWQsDN2zO9og43C25xjLkjvfhXRNdKEG+3MybArc9mDvoxsSWxFA2nacEXTMV1jiUVOMooKwy29eNuVl7FhIxO3O2hVOze6eJuTLV7ofF0oBTjWIpXNpxoeTLx5DBggg/kC7Iso0X4AYRiiKnhABFFFZQuBGlBSkMUJU1PIHWYomMDBdLcbLAgE5KkGByAyIWEeChhI4TmWKUjmiLlaRklkee4iNDWE0sTYuR5WGKaJ/xjNLSxm0MQ1LrbNjA3WIWLFreBJK8s2u+wo/XGnAW1hAzLa6PC1zkjQKowos20t48CBdgz4qtqojiKoh/HkKYuBByK4SZ5iQiwo6GSwMSAZBxgQhIEJ5rEHxpYwiFNQDGK+IINkKIDDpwraDrcDVoaCoDcefdyFHw64OgAGOB7wYJlk5KnBAzQ56GDnAwZ44AEOCI2wCTNYoSCOFjzwgIBbUGrhPsbAoyzry55zl0s3Af+32dlilq1Zq72m1m13X6uswun2BXZuZLF6H26PBAYub9g8+sxtuP1mawKsjso4Ey+mCUxg4fIftB40QO7YyzPuO8yymmSsMwmuSbnIR/8L2mG4ZeDAJwZ5zj4ucIp73AIEt6hBBjoAh8wlrWoCEQQC2tExPuTjASUwQDsc8IHjQYADOzzJD5EnAGiIwoL7IFE/quCgAFpGBSWgwDwykIBcqIAB/WjHAs7DkGMcwS4l4ENaOCCIFpRhT3dA3gUilZAa3agowqnX3sZRgxE40G31C80EJ5O//XGEgbjRXi6OUSVESqlsAlgb3bDStW1p7UH8Etv9AiiYf/2nEAhwAfeO5Zl9aPEW9gCBIGrjEkyNox8ZYBMTxfiWTe1qDpVAhgWSUQxMQJFRlRqSxxxQCEwEoYKYEcgPEHFDSCEkBS6o2S0scAwOZiACbOLIBSz/QB59hCB1+4jjhirQGgwcoRx9cdw++MCAtXCyl8DB4L/MVy4Dcuc5tqkOerZzHWvhkyJ460xj2reaEgqSNOOTWQXFF5khuc2CidER4ARat33eq37GYZc7CYYc7GzmosVi1mgsuC960U85/bxbQaGCtQcZbKLV4YBS4HKLFkDgpINJk+EwlrrRzacKdwiXxoaxjKsIx6cYi9cHQOC6g4hCFMohyPJ2qlDG+IMEvvMAPwrCzKW4QFs50EZdZiKjhaxHQxF4IwVr1I+nvfE/8lAn+mrzPcMoC0j8dOTW5jeQ/GkjbWdDmyLXhk+KfnI10CKT+yCTJH15B5K56AAI7DGh/9MME2wPqMYwDPCB2qhGY/bg5ONiUogDREAFM9oHhoZBgRKMtnbyAEGijuKBA9ziBUpInfb20dhxkGCOGBgeBQrRDhJkImAFEQVCflAzB3DAIEBQwgu6AryFFDdoOzAAhzC52g2VVFqR7WNKFcgR0tY1e7k5lj5/czXudgmh+epjZgvrz34Gq6Hm68yywhZZr80Lkvfqjry2dh3bbk8zxvmX/zTqrPctUEzL2R4kIxomxR6JkOjt73kRAoRdmVBWAbrFCiAluDhy1gUZLgjN5IENzHqkse2AgUyXO5UbuhghuMWRSOqGEHf8Ig4hKvBrBvIBAxSiGso1iKfuQQFPtP+kIa+SC0Jq1A6vGEQiA1yM0+Yo2MbKo0FAsKrdDAo4fDb0gJN8aJvQW4ELCCCRVTIbI7V0L7sNl1t2vahi8IZPMUmkhsCEmdgOvI8RVHEM2MtMCE6RjH4wIIl46kdGXvffERxgGNEQABO3mIwBaGMxCTj0ZSXCZeBwJMsuqlUhAsRi5drmm8styMe0DMV9cPoe7vFOE3ObzCXHpFX+xOtgjaSjwxJrN+hT73klKUGMWm1JbTsl3ZjqSAH7xkK+BvaRBBngwyJ4MhNWTNzu6R0x37h+dESfXTHIXqZ9Z9pgY+eZS8O1P/p4o+fL1rRAGbjqaAsxENiZyWoQAXek54T/95jHC6j5FNNm1yBT4ZiM+VHDhltV1Ee9KZd7lToVsKAJT3ybRIorkUhgYAC3AN0+gCAKhGHEAa9bshh3jSZ9DKMcnCpOegoSghXIMTTG2mw5h2uwcin7n9uZzX6fRTa+9jVtfzUSIBfzNcUKNKPEHq5/ARyJCvwAG1rGQXopMzqeeUIFVyMIj6rIhBDkAE+3uMWg/LgPZsqjxaljJqob8jEWW2p/hdFYgN4yjmJ0xT7VhoYMGBCNCRygQK9WSJo2tDU+UHFNqct1P0iFlmc1R6Pp9jKx1BdZQFrSwszyX0e8BDf3BeuhFL6xBikjv2JDkFpYWww/PzOwjs4Ig+qT/9/pPdqtSM7NwUxqk+y7k8FxuYuPcitNL4kZSP4G9vmg2criF9Y05x6AAVgHzQWyD919cGM/HXOJ1vnz4cP0Pa0R+dgOEtQXtwCKVsVA7TFMHhEIOOAeBjCllPcRBEwoBBD4AMJgGZkgI5cwtDLwCnszKriwlbcIvKN5C4XLhRp6tW1KjP7KH8koPQGylucAl2K5r6d7kjVTpEVqpABjN7wiqCORtjqLN9h4K8JwNQQgwMCJllVbjzsCHu0wCA8omWzKBZiwvBI4hubwGBF4tYLwFMv6G7NDMrQIQd3ALQRYgRfIgAwwAn9AHX4YEgEYgyZoC1Obv3F4GSezEQoAnv94YTQk04BaE6N+IJq4GpPhqC/+oi8x67bwYjA7A5xfe7BL0q5jmbD1ocHRiB8RISAAIphw+w27CSmr+QyDMZNtG0RtS7cB2zn4EpMcVLaSAqxvk6Tf6yji0I4VzI4Cg7btwScXwAS4MB0VGIgauQcGlLKDWA9bHAHBWDHyc4rGqgq9I4gOMIBKmZt9+BgFcRFVYZy34JytGYGTIIB82KYiywDycLvHKZEmEwhZyy5gwa0FccY9eAuUKIYoWwgcAJBSyoFVK6huwyitcZ994S5B5JaCOKSkUzoryZIwS4jQK6gbGyh8+a8eCzXw8Ijqo4AIQJ1ruYxd2QrWSpT9+gH/VvipomC0eWCGlviftXIcHimHkhOABWgHTiIw/sqBSRkHHmA5poEWZhqGYeiKCWiBNygBWOS4hYijNWyMY2AGM6AaJcMxZtATZkDCaCm6QBwvoqvHt6GbBIKq/UHE7Vk9lEK3YAGTPiIOe6Mb1fCVMmk2XwG2JAwNTZRB9UkSQ4xEexOS8amzZNlAedKeoAOo81qnR/K1B6GgtHQn4EOvU0oPPUqdTGiBeWgHNEQzNeTF6DqIGnmuymishrONleyP18iy9TMIFdCh43kAF1iBW5iACHgANkKeBLgasGMcUUkQt7iVKtiFJauLXctFG3m8aHEHCOjMBwADEhgGIyJN/xxInsGQyND6mfCqRAqhoGzRLiq8NgsLtmzJhQvogxPcqythOgkzy3lhn+5yziXCM9MLNbC7h+v5QejwiBAwzMtCPQusmSI4zbWjADr0IxcAEBFQroPAFHlILrhDgEk7TV9bDtZBKrlpiHyYqnlogXwojDuYACG7g8ZDIQoYgXPJBQ2wAJIrAcyrjWPwqiOIh+VsFqiLL7hJqJBQoPTyjVXkxO0wOssAT3tpG6mrR9WbOmU7H4rSPAuTq/B6L3wUvb1TFx0FmL/Myy3xzk+EilPcO3GpOsFivWoDUuYLrPmCL6cAgl/ZjPoshOpCk1PQEPCTslqc0BljBV6KCIs8P//vsEgCRamniLx+CBHtcIr8BBBRsRUJlEB52JAuK8Ju5Kba5JBJOi9OS4bMFI0LGIACGYMEsKpqMcSuqcf72hLWC6AvcYd9tBI2y4dG0g0BerpJpUF4ASDSK8uYict9CEJ5WM/WOxKeZAAl+qQUuIEqcrvIowDUmkIKEYSjaoFk0rB5+B0tagJEwMEIIxjc0i0WVYgOQAR5WAYOUA1XcxzprM0wZSLZpAnZuNADLKN5JL0bqzr5Ski+dLaCdDf7CjVyiSen7AxB5B8zEzMTtUR2u8dyraiCZCh7QkYj9Q4I0rcwGVVFqVR8DDqQ8qMlfU50CRMapUeANCh8/SR6Mb7/JimtaEghDQVUKBNUChGPvsmjgjAmYTyKZhXG54A4HPGWzfhJl4Gi71GBHjlDfdBCmtXCFxCBeRiHFRCApsqTmeADiuDJr+gV9eI0nUMpj4CtQkCE/tMgBuuMbLNL9GKaE/</text:p>
      <text:p text:style-name="Standard">3EgXUKE5wSFNRUf8AStiEMJ+0uGRwzJVVOspvSIsmEZXALosKXuDS7e9hZAAPUeQitSLBQC1iL69EMJYoQeii5zAIyKwqCDOFPZFMS9XMxZAM0xXuB8/A/bmAFEIG1NCFT1GC0brQQuhgjzAtR5GzXPHSkmSLEqZ1KcklK8ITEkfJDgoHOdivI4QOvSbSt8gFFqNUgEZzbt3vdgMkK/92bsHOLUX8VttRT19GjMN3V13Nttqcd1FN1jiBVlLgUKIYgSZ5RNFFwPPB7CkM7LUFlLBColC8MWTNV1i/RmBgTPsWKEJfpOsA0CKnyCwbo3BzAugpwwJcpLjj908rl2FK8OX1IhmXQu7epja1oh3nQLXILrP35ymf7KGgboNWrDIJAurNhs7LBzjGzxxfl1yUCqXqR2uWDFiAznEchH//bhwCARVZVjQ6omQnJgUaoi4m8GiD4D3tYz6OQSAdYAQSYvK2Eygs8VIOCrXk4BQA1iBNKhnHgMROSUJ+hEBIhuVJZjQjJULSgvWeDWlFVRNQDRAbir+gltke1WmeBOv/lUN5FPKwoZVGA8j2i005PMtt2iVqI9TrS9UQx/i9lk9cK80q/FOMGdpPhY6iurLlDdCvvEIAIcF9/ekUu9YCliiNagxZOaw8f3AeLbDiS3Zin6cWjWrn746jDYN/EfJb+3IHOEpOWGoeeWbRszWKw65kUALnQC4k0mbslkYw9cxQZI11/maQlGlgRDVtRjQgMOEF+dDPC2rmN2hd7E4w7vEQ/EkFWLEJTA4ERcIeQSIFlIgEGQEJtiAm2+oAROohd+KWeGTsmYobeYcKI2JthmIdBgxYtsjxE6AcE6ADd1Tz0VWBFiRlGYcLUwQB0QokQGREqKrjzEAxGezkc86r/jHVgN67a8Pwj7sAXrDnmZZHm6QA3+cEWelMvGHxBt6yWSlSSH6Ro/qGNgBy2wdLKBu7j+5myCJppYVEvvEGsuTogTBrbkjKwpgS3SiXj2bMOp4zKuxwMtaWAIkgmheC3cbiHlfsmxxNUhoAYWiuIGooxqPBFGcvPJeQkfiiTRyrCnXI9z5qPem4+iIAJVCGAPlC7mPjZlakLhjaMW86BOCKK8U22HNCAAeAL1hqBsXuMb2aAVoJj3Ds9BCqkQVUMCzYb68xgP8AagfXXD5QZP4O35o0i7skBuDZHl1mBUyCAHw6UEtAGguA3uJiHynEBE6Aew1mBHjiMMOoHNeGZ/+j5AH0wxna4TyAAsFfMCUfBtfTqNcl8mnTZDAhYhmHI4QHoAAYQgfbACMc5CNiyBwpYgRGwABPgA8xd7Yh6FYj+GqPTlphJlxNdN8Z+Sqh0U7gS2+O9n61RvhF11wbjTnsZNur9soHkkgkqLsaAH5LaYGuxXdELYyK9n3cNSE503TxmxW+Vuv4aZtqNwV8bDQhwqWBdhiJoAQQoAwNJFCW2Vkg0oZxLxxwYqtcxLgNouOMQgJ2ZhwlgACOwgGE0DkYTAWEqRI/YG78wgUjA0m3LBWYqBFb4gArQBm7M2IjY7n5YAQ+wgG1up32IhDgCqmoJPVEQueoJvNLOABJIbf/OAU8Jz7bFIqjRfYpk1tq0SSQ3a3BF/l1Epu/MS0p3oa99SIER8E9nfEBRoWUp8wfDDLxh0NN+OIUemDYNaJl+IAECmAf3IzV5mIAAGO6/bkIP4lKfCT7aYx3+yAQIN4r6Fb+TQQkE0AeQceLSyrkAgREMWLs57Nx2pgC7zlJhseYKU86s1GsapeYIrvAQDmFm20TpIOqma93x4eNmw/MJlqw3So7by7eZXkt7Jcg7nODwKUv6Np8wDnZSft2kPPA4rkT6QdjN26jwtKaxuNO2MElzjogn69K5uYAVwGSByIU0Jb/8AAFkmgyjcot24LN3nBsMwAEIYGeDNCrOegD/a/Q9qVKlGBlvoD0MTymQvvhTeREFAeAAAajl5/UOFfCAmoEL1TSZPWWAsetouJqfoetg0B2bTE26vwJhvT4vPnZ5ryxqbgk3SqwAdwADGIjxgm+HcrhxbXKIinABGKCAgo+YFriDEcKxI2gC+ewDOECAezAcVjgC2ooEAfcAY3QAiGc3/CoIbgABYdxKMLmDxXHlFhgiERiHaoAiwfCUtRgHEBCtze2Ho5SN3K51RoyiqqXEs70rT1RrmEZwPqbUROyflEL7LZ78DS/XZQcgBoJgOD7bfR0XPVLLbnnXh/3E12D2ntcvCtPEkTdwmIcoRQ6NeoSgdbM2vzyIHmAA/0yYj0LgGQeAA6Sspi+d0PWuEZmjuduiCvIriGbNO2RMgQ/AhN5J4DnCloPvFy9NhgQVgPFtKKdIASM4AHvYqVMxg8D3P3/Qh/nge9HqOFzMwIumQnfgBgIwxnuY6iYQAU943Cj6RzIDiH0Cc+QSWGGgwH0FFe7Lsa+Cw30Y8vmjaLEiRooC/LlrsHDhwYQKIRp8GDFXRJEpE6I0ObDlwocyWSp02LLkPiAVgPAzWIEkTpG5DoZsOBOltiMUbh3hs5Jo0YQVUI4wcO8FBpYnHQJVGJMoQpFdX4LNEbIr0Ygn0xq0KRCk0bdRZZ4sqbamSKl3D94sytflSMA3Cx7kKv/2rcyQMPXG3YpXKMGUNwHnfQx0JePJlfNORjl05dDEUhkWvPs2pd+ZldkGfTk67GaGlFWPBX3aLueomluO/VgXL0nekotOnhvSbduYo+d+9Lz1K9kKPbXSZP5UduPXqqtzJvhQOmzUTzGvpnxcKN6hOl+CtuketlHhoyWbxj4Ug7/8+vfrp+hPhUdGRcUafMTZdFZriImFGUljMWbQdMq1hRBYhyWUkjtH3NJPCe4EZhAQohUWiQDRDMPKByFqtlpEcx24nUullfeggivmhVpcjxkWl4zoPRYacxeqFNZ4eSFIXmREUkfjR/AtKZRf18FEnm8w2lWcTJ1ROVt2OUb/SaOQCMLXF22HEZZlkg4KuWBBznEJV2FMkpcYV+LFhl1YA6pko3VW8mUYktoZSRdipsXJ0Fk7VpmjaCm1aKGCkBJGH05zDQkmXDQBl6BWiypYV2ryGXVMHxeZilF+AnS0XZKDfhrepe/xtt2h2BX2WWxAWYqnaCWdWYE7zFCQTIeAWSqZCwjIAwME4Mkl2opgKaeWcljuChlsqcm2oo1H8fheVzfJqqi3TfrJ6KbVfqgltoJBuxZu2/WI2ZStBTcnoV5a2FKR24opL32LfbvtSo6xp+SdiDbU5nuCskRSw3IuJxuVlM6KY5hC7rYjmtgWVXF6H1b4caFBDTYTeb2R/+bobTpiWWe1+OY7s4HojUUyjC0aRuZrwU3IqWwVXCCAf/zt519H/z4Zb5tB/cVwbAZD7SR1u8Ypn4P1OXSMBf1w6FR5uuXAdTIUMKACWJfBNi+Fmt6rnc4xWrwmhY5Zm69iSj+7mWZ38YsQu1XfSCdlUj82aH2FX3qywtpaRt2sQR7uXZ3dVV3wj5Tuqy+OC9mtqeez1gvpkyNLZubpcPPY8pLcPrfn4RVeqFmtCz/LccssL776z70HfV3lr4VmcmUpB69Yq/MpP9h5NCJ/m4ROcnzdkjsbVoE2meR36kWprjr7n/MNFryOAk7sXez6Knx4pTMnXNeZb2nQ9S3Fsv9OVkRg1CCPAw8kHBPjmgSoXK2pW+w7lMAQY5xLTW5xhtrUaMz1MCPZjWV/QZfbwCQt28BoMc/7mQXBtDB6OaZ2PLNZu24kIaDcjXcIPM8HCcc7uiEILbRKXGYccrrpmat5w3Oc7FLzFxvmCU8IzJKAjMe+o5ArNchZYoM0t0JYHeZ6CjychEgIxSUd8YAMilv4MhUT9IXGYNjBTA4mYjSjIa0BtaLeFBdUI+k5D0oGG06+6FUhnsVJVw5JitfsN5NDVYADGRhAC+IgjwOcDXCPilgU31RD2KkLgrKLX4OyRRu3BI6JURuSuFxSlglBhzMUUw27ahcUHXKRWhi0nIL/oqLFagXRNq0q5WQgCT26RK81bhkgQ3boqtNl8oI4q94SMxebScGud8ipneN2pDt64SSU5/Ec1UqipuGFpS+PelDN+FZClmXKfWvCGJag5rgPRUyOxEGlzAZWt6DlKJX05Ap+MqLPom2EDw24oi8H2TM5lsk78TvjikAFmN+MzjQAjKc7StCP+oENlAl5ACbkMYx2UOAI2lCMw/SWG9NQC32ZTGLxaDg4ZsYHc6xTZdoAetAsfnJ8hHKQTVXqTfuYkZaixN3FQha+IuIQgspjVN5U57sXyVI5kpOYpWyUuApmcGWtexcsZ3PMB5FTY6is4pgs6q2aDI9bMiTjtcx3/6nnjU6cwQTrr2znKRyx8jbh/M3eXETHH4asTNOqTCfNx8ljFG2N3YPGHC7pylB2CYuf4xLuhKc7mrTznbgKF1tz4I6ucchDvFzOA6pQjFsgwANoM5YjZ5RTH8WRdBCECTQRJbOylklwQ1IbWr6psAT6znIOumQ3bbPOyG2ppXdiLBKtlkzZIbFVGEuuq6z51gGBC2Cf8sxAY4nEzdSurtzMo2T3ZtXAtLVKMmrawN5GMFHaCoxryizV1LbTh67XYYFhrk1p98XallG7gwsoa6QIvcli7I4iixiW6GYSNXLPaH3QwD/nKVv0oLcztcWgQY17Td0eUFCiahe+xIZMkf9tBq+i0txpcGW+WtlwtexDLuQi9lwR85ZX7HOu4EQcwxjb1sJ11dZk0wOv9u1mlant0X0fqODfnbNd3dqvVO8XWx+Sj1oxfexIOOxf4NEtWlxUHQtlpquUqpKBr+RpwoxTYEFViKS0Mlm4khev1BFSrp1TMEtlpC225oulWb6TnhYGUpjk07AZ2ciqrMZltQHHpZna6i4B27BAj3CZIGOuYmuEsTE3GnQTjpePGJXTGSM1Pi3zcjX9VtnUGjewTO5yXfD4uPvVk4VNpufSeitfAtkuUncF3WIbZbkqcVqgDFOxx06txy5jEKQIa6/7KpdLgFqIxdR73BO/3CtJ88r/vM9kMmvyOy7WhfJMwcNrffUqai1qqnxSVh5QU0bBFCKQ3RHkmG6o+BAG63ONHPFDeFPoo12ZVHew3TZ7y/xh9NkLR8w1rsYeaaE56ZFl18bkzmg9RyfDiMWdolvqNOZDZyuXvORzsRAdWkeTltrZs3r3sSxcIJafFN8teyf5fMXlEsfKrRsbKGu+tD6S5duoxy0PSEqqzA+VrzaM0Zt8gdm2uB2Gyjx3WoKc7Wt0Edt9843UbvRkRU2XbobpS197SOfUrNeTpC8/SkhIVdh9YkRV/6yPp8pqc6GaSZ574Zs2O+jwg2nKUE804MTQdatKPXd9iuu5kFVcuTCzWrxj/3ZLUgE1RmTaUHZFPSjr2qkwBrlq4hl7r5Ft1yfrmtnUqc8TyGjXzaROuGm8/lGc/xtxGrkSf/AZd38hCFTtON21Ift5gmK2W+7wWJ5CdrylRolS6Y9X92+/LYIP1U4LSpGDtRqegGX/sR698cWp+66BHzK07aHK3x1pmrkL+nsJ1xtwHVS28PeFeQyCf1uR6hWQiMjuNI9qVAyywVE1/ctT/Y9ANVZ54FA5fRe3ZUcciV8EdVypoUz6uM4ptZVcfdpQeRLkLI18RdoEnYvrMVbOJY6bsN2V5JoRkYavmBLcKZVZpZfafUm9yF7J4MYO9su53ZwprVMDoZSoXV0PTv9IOFkGJ3EX19VMOb3Ua/jNzCDZSbUVwznW0PFIH6ETumFPJswd9yCaGxmFMAFWNdkY4MULDBFfNz1bFRLEEUUSxFHdNPFdE87Ow+AL1Kigk+BMJnmQDNkf2UkfdNBhne0RNbXNMXWFNO1e6XTf7E2aa72NmqhP5zicQhWe/PnhKGFT0amL1qHaUfmaQr3dXvydWjkgEM1G31AG8tGgBtpf/VWbLNZXtZFai+GJt3WMuTwK5TGPW41Z9JkHQY2OE8kgA7HQsWgHmeSemfnZvLlTTRAW+80dfwCIzVAKW2hfq1mixDUTA2nO08xiEXKJTB0XciQU9uEaXSkhGmqdevX/Uvo1E27p3uuZmZvp3HYdGaWZGgnxFb3VyCUKmtqxSAJW1TuC1Y/AFQ1iU2YoDzROXeItlF3lHKP1Wi95leu9G04s5Fi9VNp1Y6qN3v/xGvpYjzF6I+Rxonpd4js6W8jJxd/ZSC7FnwOVHUEhxNitkCsBERo9CbJ9mAhqnE0MjRjSnd0Jm8nMCTelFX0VClwkSfwcVJywoPHlYsZQ3k5+F29NVmCBi51E2eLRnn9F1c014WWYy2IE0PpgzuKlVH7NoOflULtJXbogDDJO4F2oXJDUomAhZBcynwg5z+F1HEMxIBo+HRN5UAkJFI7VV/yoGpsBTXyhC3KgGMMVF++c/0mT1Mu12NNUTuOibJMmvdllNiSk4Fe2aVgyGQxmEeb3pVU9PQ5tVYA19pv7NcA/9KZv/iZwBqdwDidxFqdxHidyJqdyLidzNqdzPid0Rqd0Tid1Vqd1Xid2Zqd2bid3dqd3fid4hqd4jid5lqd5nid6pqd6rid7tqd7vid8xqd8zid91qd93id+5qd+7id/9qd//ieABqiADiiBFqiBHiiCJqiCLiiDNqiDPiiERqiETiiFVqiFXiiGZqiGbiiHdqiHfiiIhqiIjiiJlqiJniiKpqiKriiLtqiLviiMxqiMziiN1qiN3iiO5qiO7iiP9qiP/iiQBqmQDimRFqmRHv8pkiapki4pkzapkz4plEaplE4plVaplV4plmaplm4pl3apl34pmIapmI4pmZapmZ4pmqapmq4pm7apm74pnMapnM4pndapnd4pnuapnu4pn/apn/4poAaqoA4qoRaqoR4qoiaqoi4qozaqoz4qpEaqpE4qpVaqpV4qpmaqpm4qp3aqp34qqIaqqI4qqZaqqZ4qqqaqqq4qq7aqq74qrMaqrM4qrdaqrd4qruaqru4qr/aqr/4qsAarsA4rsRarsR4rsiarsi4rszarsz4rtEartE4rtVartV4rtmartm4rt3art34ruIaruI4ruZaruZ4ruqaruq4ru7aru74rvMb/q7zOK73Wq73eK77mq77uK7/2q7/+K8AGrMAOLMEWrMEeLMImrMIuLMM2rMM+LMRGrMROLMVWrMVeLMZmrMZuLMd2rMd+LMiGrMiOLMmWrMmeLMqmrMquLMu2rMu+LMzGrMzOLM3WrM3eLM7mrM7uLM/2rM/+LNAGrdAOLdEWrdEeLdImrdIuLdM2rdM+LdRGrdROLdVWrdVeLdZmrdZuLdd2rdd+LdiGrdiOLdmWrdmeLdqmrdquLdu2rdu+LdzGrdzOLd3Wrd3eLd7mrd7uLd/2rd/+LeAGruAOLuEWruEeLuImruIuLuM2ruM+LuRGruROLuVWruVeLuZmruZu/y7ndq7nfi7MfgfoEixUjK7AJgRPmC7AOoQKRIA+cIDq+qsHrAAIzIMIPEAFxC6/joM8yMM8tIA/NITu6us9HAABuIAKxMTw4qs2pc3y2qu6CcTz0iunEMX0yqujBJ/0Xu+7Pl/VcK+78o2DgC+7CiA35gD5quu0uVb6ousIJthBtK+5yhuoba/8imv+wdNN3K+40pjzhQb/gqtHdsZlBLC3PiOsmZIBc2tK4RpY5e4CZ+trPeLt7UMEYysMZmYVDcUFWys8jVXqOEoHV2vbhElEjPC3PtEFKRAKdytXFaD9trAEF51GOoQMa+uS9CYN3bAES4ZvGlRU8PC1yhZw4v8W+goxCZNEcNIgEpNwDPumNp1EE3trqU2xC5/RE1vxECuKFnMrAHWxt8YvGI8xGZexGZ8xGqexGq8xG7exG78xHMexHM8xHdexHd8xHuexHu8xH/exH/8xIAeyIA8yIReyIR8yIieyIi8yIzeyIz8yJEeyJE8yJVeyJV8yJmeyJm8yJ3eyJ38yKIeyKI8yKZeyKZ8yKqeyKq8yK7eyK78yLMeyLM8yLdeyLd8yLueyLu8yL/eyL/8yMAezMA8zMRezMR9z1xaADUiABBQAMtdpAbhDCygACWiAMz+znA4BA2wAPmwAC/QANsupAAwACuADPrzABYRznDbAAMSAOS//gFmo85vSwAuYMz68A2/Ks5s2gBbYMz7rs5sWwAr4Mw0AdJs2wDvY8wtcs0Gr6QwktDm/A0M3NJoWAETfcwMoswTYAART9JgWQD1HtA1owAvUAAsAQQHMwRIYginMgUd7KT8rtAQQwQl0cwTYQAq8wA68gDW/NJcKtD/PQEijABFIgAkoAD4AgAlk9DLbwET7tJQitELTwAKYcwwMgAS8gDvHwAvg9DsowAr0NFRPqUUHdVXjQwwUdUifs1EDQDcv9VhPqVSb8wvQQD+jNVZf9DtkdTlzdT7HNZQ+NEG3gFWrtT9ntT8/NWAzaVnTtV1bNVbf9T1LgGT/82I/aQOs//U70ABh4wMKYHURHHZoR7RiX3aSCrY5FwFV27MW0MBAp/ZjR/Rfm/aSNjY+KMAE7IA94zZSm/MeEEA9EDRtN+lc27NxHzdyn3NpD3ePDkVH9yZIJ7d0I7dEM7eQKnMtKDNDx/R0dzdGWzeQFkAPIEAMAABPu9E/ALV3T/dmg/ePNgARlLNvB0BGF/d6I/dCu7ePFkB8G/cGDEAO2MBF3/dxW7Z+72gBCEANHDcK+MAQSDaBG3d7HziPNgAO3ANyy4M9RDh1zzaF42guFIAH9DaHd3d1fziC0wALcHOJs7eHo/iNFkAOrIB8tzh1LzeM02gBaMAE2DhyX/UM5DiPFreADFCAjxv3CRzBiwt5jeZCA+gAifu4AujAkjO5jvN3TR85PcgAjlu5jBaACvCAO/u4EKTAc3t5jMvAAUi5B1Q5mtPok0d5hAtBDhzxm+doARRACbB4hIPAB7TAnfPoHNDAUUd4M0QAoAf6kBdAEGC4d8fABMjAD6yAovdoBez4C/D5ccdAP/wADXR5pduoMmvADfhAPyjADuwACLDAEFzABZx5qPdoATQAMzOzDdCAC0xADbhyQAAAIfkEBQMA/wAsuAHuAzEDawCHiqa8laq9ioqUPG2Uu87ZXIeiHlB2kZSdPlJcRkZFRHSUam58scbSDB41Di5MLjpOlbHDMi4tqL3M5OzvZIuln7jIN2iMEE51FjZMubnACjpcKV6D7vb2xczVgaK4xdTdVX+c6/D0qcLNBkZsSnaVXV5egIGKIiIkbZOrD0h0P22MW4Kgc5StExUiz9vk9vr74+XqmrLDeJuxTHqXgoaMGlqEGVN70tbZ2eTpo6SrTlJfaXJ82N3jao6oHBwtL2GFMGaK3ufsHB4kCi9OytriZmZsCiY88vX3f56yPj9INjY0GhodVmZ0dnmEtsbTIjZMIVp+9vb4Kj5UNlZ06+3sw8PEDkds+v78HlaEKCs2N150hoaRYoaj0uLkTk5UYmZsrrC0Bkp0Cj5kVYGkZpKsprbE/vr8Fkp0z9rcMlp0CkJ0CkpsCkJsIiYsBkJ0vKS4wuBAZDjQJD4gptjMaIi81uL40PbA0NacPFBIUpigFhJUOFBgotCYJiooWogoHhoM+OjgkIaw/PTwJGp85KC0OBI0HD54HEhQTDxIiri8ZLh4ND6gClKIttrMOF5o0Mj0wkCAOGRQVHqE8NDAdKycenq4sND0GIiAIlwgFDRgWmQYGiwgfLLAiqak2MjQYmQ8MCwgxtj0VIqE6OrQKCgcTGRQVIC8IhKQxuboWojkQoKQ/PzoPHy4mo7kHgggoJKAEi58dLjsQnaAlrKAeohoVD4UepjAZBJQ2ubYNnyQVC5MZpjAUEZIZDiI0N7EVLjIPIhkFB4goLak+PjQPJSgtsq8bKzAJjAkdD44ZpiIpo6wKigoiqbUNGpsTEIwlIqMOlp4jop0eoqwwqA0mq7wdMS0ovDABDxwjpyAJF5wCkKIemQ48PCguKCAItCAJGRUAkh4ktDYvI7MCAggXIhkaHisXEhA9PToZOiwIjjcvK7sEj6kKiwMZNAwmrbYCkp8+vr0Ckp0CkZ8JiYsBkZ8BkZ0/</text:p>
      <text:p text:style-name="Standard">v78+vr8CkZk/v70CkZ0Nlp0CkZsNlp8JiYkAAAACP8A/wkcSLCgwYMIEypcyLChw4cQI0qcyNCfxRPzKGrcyLGjx48gQ4ocSbKkyZMoU6pcybKly5cwYy484Y/mRZk4c+rcybOnz59AgwodSrToyBJIk5YwyrSp06dQo0qdSrWq1Y4liiDVuvSq169gw4odS7as2ZgnTixLu/bE2bdw48qdS7euXZRr/S2rueyu37+AAwseTBjoRYs1CytezLix48eCbdr0B7my5cuYM2vOibhm4s2gQ4seTVo0zcmUS6tezbq167IW53nGSFP269u4c+ve3fJ07M6+JfMeTry48eKI5wVP3ln58efQo0u3TLuzP9nBlQP/PL279+/gw27/9y3buufytsOrX8++fU/f18drr73cvf37+POD/J3dfHnrGekn4IAEFvgPfPEdttyCBjbo4IPdJbdcgv/9Vh6EGGao4W3VNTfbbPN5ltqGJJZoomXjiZigeYed6OKLMAJG3orZnabdhTHmqKNQGOjj449A+siPj/UMCeQIP9YT5I9GBtlkk0I6uSSUQFJJZZVL6vMkk1laGSWWXH6ppZRZlmnmmGReCSaWaqKJJpRtltmml3J2Ceacaa5JZ5hT6nmmkXGKeaeYcQL6J5luIpoon4GumeehdUJK6JmOChqpom5uyeeilQqq5pV4UvqloZdiOqilfqLKqaR29nnpp61u/5qlAVP0Y+utuN6KQAIRBIPBkEjyU6Q+wSo55LHEjinssUUOi2Sy/CALbZTPBmtksMkOG62yY2LLrbTIghslsFpq+2255Ybb7LL6mBvuuOduK2+87ka57rrKanutj9i+i+y90Oqb7rThimuov/xqieTCaCJZ78FvKlksusfuq+6yzQac7rr9DplxxVq+e+6YHwfMLsbZYsyPtyJ7zC622hpLcLsup3uywecWSy6zO+PbM8LSjuAyw9jqrCzQ8c7ccsPw4nt0zMkSPa3Awg4MqLNvfquyw1Vz7S7E7Cb9r8r4Ck1z1jabHHLOKd8bdLdwr8zt3Evv3DS5RRNrwD587/+jRd9/+803AklEsESPdveb8bDZkozss+xKPHXVdkte874AM56x1F53HTXNSg7s8OcyV9tuphqPzrDbAHfu9o9SM35wyVwn7PLiVcvONLkxMwu655x/rjrJmZbcNtmfX628kubWTjfFySa6uqHDsy782b5fHn3dCU9v/MmMw4w5z2ef7TrZlJ/+M/TePjtt7ConDC/4Hrf9u/WQb9797/uzvHjcoxoX1Hq3P/ZdD3JoE5nX7Lev4PmMS+SyF/CEJLPw3S9sdbPc1Ig3Qcm5bnv3A2DYkLS3vvUjcPs4Id/6sSvD/aqCFMwaBgcWPRqKS3Yywx6RGugpEU4KYqiDWwD/ZzdEgJFKWmgLIpyYJDnUIc99NbOh7mR4vBgSj4NBnNQPdYi1fB0xgGjKmO0ECEL9MUyIE8zaGZcGxrFV0Egy85zkjDc3uCGwdBTcF9MkqERGQa9qYbwatcZYvjA1KX+5g+OWcLbFP8oPieZiGhSFeL3/1S97jywjqSTIvA7OMIFN1JT0SOfFKUYwfSBE3QL19688Wo2Kmnqb7jAYusjxg1Z8C5wWVNi3fbTQV9mj3BwVSbsCkg6VeYOa2WqIN1LeroONM+PnNnbMOL7ubsPEn/0+uEZ0Te9OTnPfGY9nxEDikXe+894E1flGqHluY3KMJ7cmVjtBbnJ8hExnIVHG/8546s6C9YMlJxNpvHrWMnTbC6XPPEhOlHkTbsMqJhnFBz8C5stx+pPmKk92Ohwmb5tfkhoN6UY+8CUUouP73siaxLr4CbKfk7xoxBxq0vyRc4hu+hggd9pJ3GkTgTT9mOaWVcJc9qOXf/sb4VyoBpt+MZK+kyHj5jm5ix4SpRD0YlbjBcQnzXJUoYxh5+ZnSIEi7aFADN5VR8rRBILuW8aKI/TE5sSZuollMYzl/Ib5PCO2dIqI1KAkN/VFJLqUgBVNmVnLZ7H3+dB/z7tnJjP5rsDCVa+tROcrI7tFQTZvWq4EJWgxubrGiRN2dt3pZt1o2ipK1rXwKh4/4ZlDSv/2S2kTbai9AHjb2FIxjzl0X2pphstd5lJwR01hCw/X2JY+1ILfPCaXNDc5Cw62p8Ct5lu9N02QIvChI9PuArm7Uewub5qG1WDeYAZSHHruperb7unG21qbOu116yQlXutb1yTit5aDBepfZ8vQ3V6yjmCbr/0iGr/yiS9hQ21n7nSLvucy05qNo+ZG0bVH8Sq4dW99XNbum9/zwjDBJY2wHlFWv7EibK+6nRs7PwpGbv2XmBiVr7gESL8d7nDAGZ1h7xZYMxIitZeCG1zhDpfQL45WhzIecYO9BeXAvviUfXwtuL5LPRqXF7N1dCtdxwknaY7Nx457nlbFpFKOXpn/rJQFIBZ3LDL99RVlQYZqfJ81RfACkbM8IyBBKzkznIorbzT87m2nSlfGGhheDNOeVd2auCaXNWmwFKOLx7hjMVL1dgtWZD4tqj1DzfGmeGVpGhH8pZ/G966hjaLIvPvq9AGUsFmVpR5hnEgD7MG4RtVCGvx21OVigA0cBumPffc/K9dxvfrEMn9tej4QJ5a2qt2dQBNbbQIPWtFR+yQxG+u8bse1woG29YSr9207vpWavLspK6l6zTfrU9BYe+Bz5SjfsNawt4bNMbffzWFAntS+PEts7/g625Cia95/raHu1otqBXMXzvsD9bybiciV8ja7BzaodM+q6o3Ltqez/8XZ8g6L1Wq21WAlwzf6GMo89FoNxF3e21FROOwU9m0PvGJy3lpmrodRVaz8K+RoDwrCI+Zwx1vVK5dpG71q11rMAS9sxJ6M2nmPEcCpdDIVR7elr67U6bGNoA3DTHTFbpLdOHf4ZN2YPqBp/Z1hszaNGen09A19ZosW5ewwK9frCRS0SrQgdRP82y+W1mmxpptgMXnq6Do1zapFpY35fT60lTbSHmc255N4YLnuN4wul6s7T1dXf5XZ1uHFV5GKSuykCk6pvAKmj/1J+YYelM6OdV8x4Utk/f6OvIbn9xLFvHmUSzNzMw9xdkH/LhLDc9/ZxLOUw3nADzOwtRbNHP+hQY/6TQc8p4e9d9guOrpmE9qeiNerfIenzjU/WLFJ76eKy6lBr7oc6dZjNy6jcbyXTXtHVUKDUDNmYpjHaidVP9bFYiFkSqQ3cnBmgMMTetmHb+WjUWrWSqunTOD3VvWGPTX3QOtSXEiWXH2zVH+AOFg0YqsFTnBkPwXXLReTcWnXdGqGU7KFgN3ngWz0gUR4WQhFRLgzSHbjSIyUWwA3VXdHLy92a2T1ZyknedPGP6YWg1DyTdwjWRIIXR6WdY1UbqEFblfVVbvXRpG0aXVUMhmEUaIWelU4U+XEJacXaFmVTN1nQNtiaQ1Ib57kaShVeVhXSslXY5cngJ7Xbzr/pG6vRHJsc2vzgkz6QHvCZnvAZmzvVUm6xjH5J4XUFGGodV3ohV36l18IF3W55nA0h2ejl2d4pzDONIkrpkE+NVvUx0lNhoGOKHxVNDkVpYt7GEKMB1dut3DLsl/052Fk5liUxjR693lyZ3DUBlw45oUgFnOftEpKc2oQ14Xu5nyhhl2EwlDiQ3NAaFMOWGlo9W8maIGJcmiopHJAFl9LZG6k5WAhNHUgE4ZRFYueWHNr5lP75mvAxoI7xzdA1ysYoAaC5ERh5WSVxo2xdVsU13hytUR8B0GmB37IY2cq12jHCF9FNGgiNleOBmag5jzwR5GGViSOl2ZapJGJNI/9/ziBjTh3qNVNWqdma8R03MSDFaguD+hYKelD08WRUjZQ86OHqTY3YhhFHrdY6GR0a0dEqYZHDnSLW7dZUXlBeseL8FNj1RdCO/hobdhDVJeBmHdOdUhpAAlnIqZzt3d7PedLQdcjIBQ79NZeVgR/0vRwUYV0xWdu3od8oIZpi7R13GWAehdxK9dE5yJG6qaM20iUKaVPweNAAteBPKRN5dRKUoNikHaK6geFD+WNiplXT7ZJqzl/H5aDJrWYAHljGfVRLpmbqrlsQRaJYjiM0Nd/2GeNN8WAVFlXlzd8SZeLPjh4fWZqBaiF8+RPyViD1yhSPwl6b/Rj/PV8qTWcwv90S0jmc4BTbEv2K9cHY0AFS353lFJlYzj4dGrUSG/2bH8Jd8Sohj/5YpPSTXZ4kx+Xkkz5l/ilbcxXWF9VafzZQyZ3Xs3oNMqTT4NEdjsIfPDWiwVIhmqIf6e1doGXVaqphh9ZVs+kb0VEPKcFmz04a6OTRHIGMZ4mYs0kfn5Ik/+0NPS1Ye5WfNEIoadSWXk0oTpacURKib7Fn57mj0yULMWVBkkFpcmFey7UiD5KjJbUlz3aOJo1QwzTVCMwAhIjN9EijvpHY3AYlztGjUDGb6/4Pdl3kt2ZYcvCBtHifJTjBmEaeJSZZwMJjwtUcM+HPrtImJYJo9IpUWK5V+v/5ozMdFKGJo1YWmFoBDUQVoNiKGFvalJYo1ZjRzN+KWnpGG6y6JzpdqC5iZGnSJchg0eEOUYi54U9pGtRd4+jiY3bKJgjNJsI9YGW6aqDGJLvVKkURly9xIJJxpC590Kz2GUxlTTsWI8BJGA5djX1sKf6EA9hyjxh4EeHKKGL+kEiyaqLcjBIA2ppZYw0KWCAMiTxwA/xkK36sAbZ6q475JKuxEbyt35dpnbLV4HmpUoWRyzyNF35Clb4N2uNV0DvmaqaeSoQ5ZpwuTMlpZQdWmhA6X0UyGPvaHYLS1aCtX2M14mTtqN75pqV8zZAdI+7aGY1GXAB25jV6mjtST3e/3aEGzRXUHdlCyVmnYNLd2lcf1Nse6kGCMtXuNpuNyqLSCdr7/YDAPABgPAC9mAGUTABH8ACG2C0/dNv0oqvbcSGqXc8numwIpaBMsqPHTskQMAAUWAPcBu39vACQUAAKAAFMeVihtiZoRhdmPlEF2SELlWUW3qnqalAqQeLkzexvxWbbQpgPcap2BlDirdgwWg944q4HqizmQq4VhdJAXgkx5ld3Xl3cGmRzUlQ/dlqbtaTYjlz/kKODxRFL6p9zwg2QZlijZqr4Pq3gHWJjoCsyCpsvpSezbQ2b7Nfbad2GyuBaEZ9GwAAIWAGciu3UQABGxBJdVijF4OOvtdWOP9ZgawolZlXSjepu4HELxYgAi8wENULt/cQBACwASmAW6/JllGWrgfGWUlUWqJUqlz6ldL6ma2nphI1neRHrkBYejVIoyi7oEcjeSwJgINLeu2EWmJXoFqJYKCodTMKQJAJiY4WPtL5PCbrda0lf+HLvfw7PAJYdxJMjpO0oivJmGFihmhjZyMAtHg5tIJjbHYIW7KJcuzDQ+NkR42VJCRAAPcAty8wAR0gAk7gAiFgDyGAvSPwrqL5qDjWoTDpvV35uBMkYkgLnesKjRYgAfdwBB8gAW7MAB8wAUdwBfBLAArAD27ADxDZSURScd1GupE7qNoksuA6kijZiwlrmAP/u4F46JofuzCTmoQSS24ne3+8S4LviXzKq8il+Yijqo+MzFqnZ7ZbGokm/Ja7eqmOC3VSWC9hDLhg15KJ7JUwxF2zdl40pHgEJpvgtm9sA7TAdlwtuKzOe0OF9mL3p7xFAqCjqg8z8AHUGwISoAA+Ig/6IA82wAUEEAAboA9ukJZnq2Ci3F7y1JFFqGWqrLkSSLtLqb5qPAEyEA/1EK/RsgEygANNbA8foADnVmoFjETvZszJ9q8JNlYCO5TEeTmQa76Fx6EQFJSfiYr4u22AiGgB6WPaG4Vntq++uc5a1MwwzD3RWMhxOoXipoC8PMlMVLH3+7q5uVvCdbGuV8bY/4R3H0miqpumf9eeVrnSq5dj+mMAwQs4xOY3aXBUDclkvMhwjmt4VSVf86hQ7aoABEC9QYACWGC0QpOA7XKtQjOIXHxRfbZY7Fdxl2x132WIVMTHGpow8ZDGVzABKAAOd0ok9fADEnAE9nAEFQAE8FrJiyqLRqmNPZpf5viJA+yDEFeIYT2U1Fi7X3euZU001kmtlQNyH3WVWKpjA+upOOmnHUesoO17SldP0yqbV3XAZjmnEP1M3gmuRCg3n/VllwydE0ZnXEm6mR1ZbF26o22y2kZ+1XdLU7CCfDNsgfNLxzZamhuNK/28UXagxqkPUBAAVYwDPZACRgsl3aoP9f/7amTFpusI1nfIlssHk8gYlcKqVev3b2l8DyHAAmpQD17tI1aQAuur1zjABdayTybqVv6mslwH0IcmzpWpikl3pLgtoDKrpJaGwI/YWVs3p6SWSqY9sqK1sz59PabJU++pr2xyknfktUlKnR9nsgptlE5bL4yNfB12n0RY3tsyjDcY0hPebg48VJEatsOa1tpHVMVde1Ba1EpWpScKW5G8qymLlecrpssMAqGw1wCwCCMQBi+aJMfyrvQqrxLXLvSsD9str2wgM/HwDvEQD/R639cqLN26emFKsGMSr8SSgMIiMWEKDsIlJFWOLdoqpmLaLkjSrfPd515ttO+KJHb/usyu9N4hgAJ1jTf1MANEYA9RUAEbsDJVLiT8MOZcvdXMs6dhwMdNYgXbuubeXTX1K8/0Td/8ssfbOriYk+D8e5USG4xkrLiJK1MDvKa86qYwvNNYNYuLTGugZ7K365i8SklRZJBora5Wk2C5mKOoi2khGF/KuMqImt77I8jtpmflfZER22Lf55+/Sj5+PIb5GrJ6KNTIimTJvZfAt4UxhTOWnNqHHFDPYgMeQAX6PAOZDi2QLD/tYgNjwAATQMeU7gIysAFbjiQbAAFHcAQQoAAywAMvYLUfsAIpwA8bwAJoMMd0CwBpEFH6QAFBcA8EQAIWEAMw0MT3gAMA4Nes/34t9kwEL4DwIcAAK2AD9UDXf54CM8AAIdDEZhACH9ADNqAP3RqvUIsDVHsPEyACA1BDz630jC7fmKQlP1ABUXAFdhwPYbAGRWLPH/C29gDfOs/z9E3VcU0G4VPdVPACfT3n+gAEFfDEMpACIOAC9uACIGABFTABL3APUUAEFMDzcmNORLntxvcwpRvd5bs2HxvAn9xRzbqw3TuHwIh68NXgZolmGq640lrg63lbIznSwrTIM4RE+MrOrIlFAnN/FDq5kJybkgholTnLHtRwTZfRSw08XWZAPVjAzRmgnwXMQ75LgUO0Dumd7RfS4heoSn7MzUej783XGxAGK9PAj/9UD2uQxnott9R7Dx8wA7nzAzFwDkfAAG5LvXBrBhOABCRQAVUsty8g9dhi8vfQARBwA1cAEFfsDbR37wMJfvpG6Kt3AQQReAQlcqhggV89fvw2BAhxRSBBDhA21NPH70wBFxIJBpFh4OKIiwkTLuRnQcK9ECgullTIMGG8HkHs4SgwYmGKAh/u2fM4UOCRiinYbIDAAeoPnvoGEHhx5YOCePoUKvjwoktREGjsuahAZKlAgSE8GAi7k2bWmBgx3uWZUKzMrHp7JsQodqHghXh76rXb8/DimH0L+/zbF7BMkofz+mScWSzPyYljzhzsuK/pzqYXri4tGPHi035Bb2b/XTgyT9EkXdOGnHqy38uVP9duDPjxXdGKAWMkjJlyadZidzNX/Bl4Sc/TYb/mHhv7zurCIzfGrrp08Kyayzf/np23Zs+ykffEq7ungT1a0vTbt49/fy32CXCPBCJYAgP0MpIMtusUBKw8w2Yrr7vrCjNKHxKUmgCFejIL467QeLKAgRfsOcIFAFBA4oMQmHIBBH3UWIOqI6KYIAQcAJBBggkEQqODI0IgQAYPyroiBABs6IkCHF7AoUkcKpABABaZIkAB4EDoIi4nPEAhhibtiUICC8S6gIUJ7OGgAyR6AICAIEQagaQVUjIjShQgcEEgHLigDkKxwrAJJ50gBK6e/zGIsCcICqQDwQUz7BFShjxdeMGMMcvkh4IJzOhAgQjrHIgofkZgI4wCcLiCABX0edSeCYJ4AUUWKgiCz0ZJOpSz66xzLzXWHhzPNvE6E1a8ytATjL28dvq1OvROaw+3vyb7jT6/1JP2WOEk9K5B3ZolNivhdGXwvG3J5RYzcRtjDNrZzN21POLepWwn46pNltgKOTNPvWODczBdauGT7D3TCKuP4AmdJS9bb6/9luBmv/MVW2oN8E9AjgPcuD8ECjyQDc+Ou/fg7HqTKTe/5FWMOJ/cKCkte+oogA2Lb0sMoykA4OCKIFCwwagRUqjzhTGx0meDGI4Y6IMZPgPhhv8rzLhigrn4ieeHCqIwCFSFKBDKxAqAIPpMoeQyYA1+FCDgiBcIIKHaDQCAAVYULohnqyiQpEufsGzAIqwRtoLnCDJ1/QGCI+5hoMz19ipp0BBYwLngkuLJUNIeSHb7nrix/HAEKDxIs/IU4gHhg6EK0PUCGUJAmook1Wgo9pA24OfRuMquJ57dlToihh9Iu+tQu/BFtluFBVuPIZW7NfZZg4+/19xkkWXNZN+UZzZE0mzzLD1eSy6/YtQcXlbd4VRmTOEF6S3fffplsz/76nmtLDXS7pctZ3M5T3kAMx+/4AUx6vnLNdFLF0nYxy3xDdBfwZpYe1rGrgh1x2QG21X/c4i1PZ9orD8jBFAaPLYPBCTBQBhQjrRMhqxjORA80Dlf9tLjhhGIbS0rwB74eAKOGYQCVixIQWIMo8M+JYQqHGhdZerGxDEBIQX1GIEauICDHfpFh1EQgQXCIpZ4GAAALbpSPVKAJnt8AEYzpNGqQEWCDpjBBSugx3CoeBQ03YMAA1BYPGbwgSsQ5QLYk009RtQ3nWwmW/Vwm6RYEA8ryKBTasTZF5fGOD0OwApAkIAgQiCDFKxBH0AQwRGCMIEXPG4hQKjACxjFthmkxHF8jMdCbDBGPSpgMvIz4v2m1y4DKs+A1LLX/eC1MB/+0j0wTNdyWgMxQ0lnYcmRlne6/8WXBlnHfbex5vck2CuG9Wo5CItOC+XznHFGCD6KhB57qMWsCGUTNb2BXnLWlT2BScdZkKFf/kgTP3mqj4Hfo9bEonWZ9Y2rl77ihwGmAKB+BOg/AuJPyFYYPthgs1q8WeZ45kOuaYHwIiTR4Yty9swOwY4K8GCACvjBBisoJCwWEMEL/BYPGs3yIvHoEAXqsCgKuEE3jPyAGRi1JKFMgAIXAIdM4qG6lPBgBSOgKTyQpCRr1eNR98DBCjBEgKsRsVuTq+kEiBgGw9SDlUGSwQVo0hlR2sSmLFBDcixUjwwdCQX6oOkqrqqQC43ADVMbChf4kYLYvaBsF3nIEZzQAf+DgKCKf/RK1FLwkCEO0ihUXAEWXTCGhwkHhBpdHsQIiMDNvOx8ymTnP09mzgy6K33x2WiEnkdBChoPet371QVZK0P2zZaf6DLia7hXqtWik2GjneBpTPbPB8UmghbUpzo/Mx3/xWZXx30WsLSLz25mL0QR1E6C9jcsCXE0o8I9r3VnuxMDOGKiHfvYPggUgWCwMJ8KEyl4EQpNbJnPhqCxTknX6K/nae0HEojCEQAAhSpSMQwdsoEtZCcBIOC0aVGIwQbEYoUpUsAOZiACCA5bkrY5AR5K5QkX7gY1N7AhIxmpx1ZewOLVNbG2fGXAkXqgBq45LQQB2EBgZVyPP9r/o8QQmhHjcgdOwlCuUN8MA2ZhQIHdKUqqagDsnBQyIpvudQRj2NNX1lAPTgUBAFVhlBpSwKQoVEQsmJUqPRy0u5S8iMvhKw6yjEtParoz0BtdnziX59zrOSd/7zK0MZHnwABjsKCoTVbAwFuaY2IUhBSzrcNOul9tNhq7tDX0aQqtL16ut9PYoyFD0wVC7ozHoC0UrQI5qj7euBOa2fRgc3f5zOrSutGYcy1sFdLQh3KsP/sJkMcsOrJwRXtdGqxn+wAoXXcNkB8ye1UQuPCZyiQHeDy+x4YajQIqOK5MNDqCSExDARiY4UoxismgjooRsV2hA3P7X01ukhNXqeUG/2Ooa1bCwA9OHmECoCRqVyQlARKkQB9sUAM/VqCWpqiEIMP7QcH5J2Xk6bMe</text:p>
      <text:p text:style-name="Standard">nd2hq1KiRkh/h5NzlbjbXInltR7Epw6Ggg08EIIQ2MKtJl8LaP9S10fJEUb2rE+2BwytZUbaWOK9dW/DFRjnlLpfzIW191otQfFhjJ4FlC2Isi3ggS2ItQlu53qd/nXlgVTR81vnedfHF3Nm3YNRP3bWa3NAPwO6ueuUWHSHbcMAVqwxbZ91Oaer96rbh5os463CHDpC/ZwQQPYtUH4ryF7YQgy65tJWPr1OVDNcFbnJIc7nGDWn1OZQVVfSSNNC0OGN+jSNYBPRTa7Mk3zLbXo0Jf+UPlIVusIQiypR4DBWqFoGKkTKHoJQo1vRjEWNq2R4G5CZOAX1b8vpjCcG8AAV9E2CeOT7K7pVYgzOMf01QAEAQXqw2+L8gz+mUgFgRgOMZpZnEIxvBK/Ss/zspZxRaxcX2jFf8jRtwjtTa414ERd+KjXYspfcILDAmCZmkjryuSex2wyXYZ5E4zwbcsBhMxaAGato6TxvqRcDPDyFcad4wqfuiDVOayZCe69Y656Tgrrg0q3ywg26IzpjErbxkTVrYoz4+g/+iCiO6Yc0QKECaQEEETn90R7hoiC5Oxlq67SSYKUXcJxWIab/YYgRuRoKECWGQjNUepzWO4J287D/x4A3e5g3nMEIe8uVTcGir8AnC3CCcuuBeCiALYGaDmmQDega1Ak+C6iAHmEKRhmkFeABr/AACohESZTEArCAFOg1IwI5a4sJFSARqNiAMFiBP4yaB8GINGilT7qAg9OhlmISKmCBC7CJKKi/P2IpTdEq/MuKigs6k5o287gW8yIw3Gof/kE0qluvERwWbvGOevnFPlu19Hof/WEX7zrGCFSm18Kf1dK+cNOXY/wt5dKmaHNGUlsv6JJBEPFCizENKHSezCOfBLrCD3xHF1w7KvzFeXQmI4pAPjMfa1wY/qq2D9KHx6Ov/kBCkFGhP9CvYPoXYQO32wg8aRq2+dis/zNJExjIG5KoC3XKiHigHACgCwoSIyqIMwuYiqZZwz3DtyD4mv0ZlAn4toQQGz1CCASjrK7ihxlQlM+SMcegolxgAEHYEOuQOH6wARSAFDM4CFfhSfuTB32QB6iESthajUPKif6hjwtAAaEgCqPgPx6qNn4Ig6C8sR5IDMr6ABTwmfobgUgKgQnoAU45ggCAgimCqrXIP/rYP0jpv2exNOGCQfvxwIAZRww8qAw6wW16utI6wO16JxoqpAcxwUODMoyBMtMyj2r6H8bTF8ucRxj6JRS7tGw6NUNJGYO5tgU5R1m7jm9kR1CjyCk0u69DNSgbJpnYJ4Phl2TCwEybxv+G7DWMKEgSOiFnE5knDEjgUpcF4rv2ycqKnCf4wZcRIAuPkJs5wZk4TCs3OEqfUTdfoSKaurG2GgGmCRLYa8MgkDfaS4g5PKKf4gGCuxAt+imm7EScSBLAQSucUQMSuIGeqzutgZ46ARoKqIdOvJoeoCIqyk3HQCttmSkJmCvb+ZC/2DZReYHEiQf8lAsbKJW7YIOpuYdexKlWmgAIYIAjYIABCIMq64IjcIcyMCUKQKv7y0ueqDie68VvGcf/47V9SZjnyB/F8C7t2DRJM6LwGKfpIUdTuyBohAn5gUcGTDzwaLrQ8rs/G8aDCSlyBKa0EzsaHKj5ycrw2kdiikb/Glo6cNrMGhzTfHqgCgQghElMDiq8smMZkSMnX5tMYtwn1yRI+RIQE+IP/ThIJlyhglOtP/MvRNu8SQtNuhOLFECBNMklKwCOn4iHNaiLi8Mbidus32ESHL0kNXQ37Mih9ZSbGLFK22uUmRSKT9QLHBoRM+A4gsQlApiBNTAViVuaDSsDi7ABGxgk5qAqEsGBGqWRKHACFTBKK7Cdkqg45FpAQ7qJDbkQnkiByyICj1CjxLil5IMa1EMxZsWwhLCCEbDUEEADHPirtuEKF1AKVtUL/tPLxNg/AO0/f7Imh/SuXgkRpEOfxjSv1FI6MB2XgHLBIZ00VsOmIOTAHIxU/8DUzSi0zCsNwg3MruB6UgFiGH81QXeqxkirLkkjpOU8J2wsJxBkVGTsp+aKJkkNL966TBmCNLhbxlKLDiGkxmYhzvnSAoS8r/zy2eC0oCNVU4IiUhqCia2JgSgYiCBAAt0BHIawATIgAADYADbgGg4wqrwpFRl7iPwsMvNMSZEouJm0z/bkKwkwUJ/QIViZi1oapQpwGqKQVrK4h5p8h78wACTolK5SCBBgACSAAoV5iEAqgIl7lSMoAyD4DC5TgArYWnB4q16ByUf6jhSgXCa6AhfgghSA0K+6glyqpafiPsFdAQcl2xDgAByQLOA5T5z7xKy4V13EMzkag8sBp//8IS05bS5IRdJu/EaBWqj58LuxakbmLTtIfR57YTSkrdJ5ikDusroB/DPC9MzdGjyBBCblSlgntZ7H8CGJ1b6A/A7d8j8hfEjqJdl8jF/0YDwGtBbv7btiiUyUOl6HVFJhElJyWYiCbDaKgrxEPZCyg8ftwNiim8jnIKRi2TVw+4EYYCJ7CD0XcAIJIAAccJrpUwM1IIsSeQEiSJEiYaJUsoCYMtU1vC40izc49IlBub1YvYcaiYISZgEICJMJsAUD4IkL6AHomxQy0JMSwRob4KmtCgIJkIFaackoyggxapF7gAEGYIE8+YAGEwlhQQzeO4IPkIAK2GAX6IiBWMr/AnCrKZq4FBDigQgBw+0BCOiCS5ELLHgMNxiRezCD0EmMIXCACCiBDoABPuSMe5UXXMRR3bKe6vjHcvQmpDsXBEwQRgug5Cqn8Digt4NM8qXAif27nt1MfPRBbLMueIrN852Wjg1GJrUMOsXGzUMoAgs5ZRnl4UJla51N7mrYT27BfpveYlw1DALSz5wJYYouFFQIESIhJVS2hFwhn3yNCuI7gWrB5O1fh10MkrABFoC+6JOUkBQLNlAAEok+xBkA4FEixuEwD7uITOWCW/kUoxQLmjLQzBA/AkgTlUAS3WGNN/NmlcCakagHNXgVjWtW2jPPMZII5YMVJFASLIwy/xFYim+GlRiwAF3BDDNikoaWiAkIZ9CIBxvohBYJATnRBw2QggPggQNYgABgXcDgP9CyDzwr1YV6U2rCO6Nr2DtFma1DvACuregCwIQF33TiZUD1l8e8OysdLw1kpx6VrU3GQfXSXqP2Rpjt13jh5UyezsCTSHb6M0szpt3EtY1lJtBM0ktWwCZ1tOJFNfqYzS1Vruh06+FMNqEl4AI+YBbqO9TUuuyCTu4dtAk0UxDNnA2QgSoZCBvmAQAYABkxDDYwABQggBCwGpxggBWwAdvRjUEMgeKrPrGANz2aAZjQi/FkFC1qyQ8YAwoggqg9EgYAgdQ5HpioGx6IWhPBAf8IGIAYkSkbKNwQeIsQ+AAZgILviAdunQEGmICluIco4IHeNpVuDJeamGiNuwcqMO4f+FXYqIwfAAA6HggngQCMNkrbGIFUgZUavYgh2IG7gYEtKIFWsQvcnQmSuO/YmlPvdU6iazUpZNlZgyD0SrWqm+S88yF+9JZeG2rl9d2CdbuYfcibBfCF9dcKaU2QDY6kyxekNQ8akzRBE0fLLGt/5O+Lad4mPXB0ufCGtNadFux1/E150pabZkD4GtRlGyFDXcIUwq8nBPF5RMHXIKilFd4HzliS+JB6ECXgkdJ6mDDmeKpaGkvdYAOpqAwr4CmrdYPupIwv927u9Qx4rkn/BiUJNaikeiCZ3UKrS/wdMJK4QOyQ4aCJhQIMtOIHKyAZB2LykrCnbPkJwAmLKqdzhqDp0USr31lJOP+My9ELKd9IBxoCE9DtLXAAoSKX3bAOIwoLA/LvBHbrXaGtm8XxWjPx2rSe7Y1fXe7TLg2wBTRlLyTZ3mJfGOwmkqUJqwsRR/7XDB9Hao7YfBEgVqNkuD4tWXfO8AKX+hU8iMTwymzYF+wzpg7HRm7YWF7xn148QjO01UC2ySPgQwUZ5CQYIwXSCHZga8E7rzuNmDKKl1hUn+ApmBiBJ9eVS6yr7JTc69IHtjkNLuP0YAnEvmCS79MHHBpNaRq3GZsTC/mM/ynai4WwAirCi+aZidNmCOC5o9HEqMKQsWP5opjSc+3rkN+hIlEi6N9OARz68pWpIn0wyoSgdIo+AAdA75h4qgXk8oQQJaO7Jz41zCe9wVYmLeWN5MOr2R8lQUn1wNtqYEqbtWmGdpTBNdB8evP9wc+sNWA0tsz8WMg89+1VdciMpkC16vEJ3oYx0vEFNp0GKPAKdiGMwOfhwGFb3zDtaZIAWkSFKL7mX3RHdXe85ui8uyOPyJJFZqR+eMylJ3+d5e3IPX6LJ96Mu+raQEy7jeySmK7P2Mu0+x7yH135jbSPrXpwgC0gCAFwAB11uwdX6nJBu7N2Zcw5vGrvYtnnU/8Pb/GQ/Zf+Vq4Kz3Zh5HqLZXs0BUeOfVmeXc7Pw2Yin/sFbs7wfWsfuqfiorSMxTpnj8GiPlp0nxjyWsxzSTyqh83t/a3f3yVl/HReKUL6araJ+nEEpuSum9NuhNRzJOoWjGuIpTRuBwh9I/Tp40ewoL56Bg0iLKiwnkOEAxVGRMiPH4Ug9z4ocMjQ4MSFEAfyG2kx4UKUFAWilNhyIEmXLFnCJHgRIsOQD2kmREgRZESRFleWLNqQnwMB9pYKcGAyZsSaDz+qZJnypE+eOnliHUjQq82GUyGGvUqVqk2THiPu1GkU7dmyX1u+JVvyoMGfUcNijXvyLV6+PouOTcn/8KhVnnn9NkRsOOzUwGb/7nwqd+bdsVzrXo0JdjFigprbKg4c2GTlqhN5pgb913HZlX2rFpbNee7Vxpc7YyY7GOdQfgam7Cu+L03xfvu0LN+HIEGEJRjYsIzM17Bmtz/tAt9e/S5YsERX1pw7eG9K7Tm/j5cpFOhECjiudOjoETjo9YdDBk1LdadQWX2mV1ir5ddYXHVlBV5D4cmFWlJL2SPAEFepxdh3lKnEIIGzDdWTV5yRdhh8G6KmWmL94RfaR6hxSNiGweGWWE1ArSgVjKuRtpJl6oX2m1YtCekajrVxyBpVNRXJ4GstxnhXbmYBJ15v/pHHXoIeGrniWY95/xmbSC+eSNpcq/H3WoFVmpcZYUUVCWJsLrWn1gjDFadFP8wxZ1xxe0AXDAamtbmjX2j1FqZoLPq3VnlGuQSUfkD+CFZXad7nnk0ZXUEACXel1VNeQ0b2HleluQalSyFaBuZetYnaX27jCRWiRUNsIWFTDIZJWo1A0grXXmbS9lpMBKZUGFbXNSkaqtux6SJwikp2kIEzHdpgnL/KtRCwiR02G7SO5oatjZH+SOJl2EaLbqWWAXhUd4NWBZRH6T1K7UGICVuZrgheCi1tR/Zqm7LLiusYoTt9CClmP8Jm75QnaRuRAXwal2cazCn3XHQY8LMVbOqiOOqVMypZmrH9nf/pIEPWlUhyjmV+euysCWVkBkf33sRtqaEWSyJRPVFEcsOorldeipMB6aSwJfaHpD4RMjUEdYimS3PQl2o3m5cvt3x0jPDCefKbMeW3LpqLuTrCoIB5quBcV+r17LNjl6aeix4iiWzDiSXcdo/eoijVkP7K2ayhj6kq4EE8igij0o+xBfm2Bofst7x4V3e4ZpHLea+z4QLMX4BMki2QcMQ1t2dyeyKQRMdqaLi1tl+Ceu3BiF25WlbYrmXSfoU7KbmUWTl+EgV12MNpmtzdbmVjux+e9roQxZv1WoM/+duXUKnsr0K24urANUY0MIQG7rKGYOeKqi3m5pXSK5i8tqP/C5f1pGZnotKGi+3ZgvpGq81FaVm6mwwC3eWotFXpZ5Vjl7T6hcBUBalRMooZyBAnI8Gl7H2uehd2sAQwflkmVInz0FnsIiihCSxO2VuR5ULzLqicsCcGcIRy9qEcLWTMOMzhmHTKda7g7AhlM7vd/kqWJpL0y2wfcuLW1GaihjExe2aKB9gsVTMoom4tX8OWsPYisca4RWf5+o/R4tZAzDFrVFKbUAOksIUM7OAJGtBAA/KoAWL1zHjyIpjnMqMmwIEPRryCEwjZiMJP4Y2QhzmeggD4qy3xL292y9+70MS2E/EujdIjISG3wrSAYQ9YRzLhIh0oSIa9a0w15KPC/wqlrCydB4Mje9F96me5JuIrVKNhkI9kcsvIsM1Oy0GODptjHD91DI1rE97VnOVF2YRGVYCBlZAsuR4VnoYxWWTTmhqCxeBJEk35y9fiitU3RO3KUaOSFN34Bky5DDBSToyIA27FlAbQIgRmgMEOjPAEGtyABk+4Bjj1BaeL0I+CCgTeGBmWwtI8sHLTowsJ2RPBgr3PZL08D/QgOK5qcu2AmLRWlhR0JVMajnjzmmUbg9QaVsVzM96xV/YOhB3AxQxemRumLUtmP5i+TTC5HKHYGFZFWu7Gpl8KHkSMeSdl4qk4HAOUGs50P77oyJZWxJfMTibRk3Y0aSgi4sdoVP/J4tmrRO/RS7Q2FxJ7La5FIWzUOXXjxExKNFn0+haTNLq4yQFnCEpZyhZaEIilCMIEDVgAD+wBgwWgL48NSB/lLCRCVPn1OppREYqk9MeYrSpSQfMcJbdCumkuKmxI8yBPT1euwM3Nsz9V5QvnmTC5Cu50tW0pBVnmLyepCG4ZmudnCva/hpZ0q6ZJ5yV/elSKBhJlX0SkmEgLtJqNyCM33GEOk3lM58BOOmPcnwUDGbFpSk4s190pOkNKzxRxlaOhrUpFrltXU2EllsV1Hg2LdkgpcvdrorNSWskFm/3SLJ+48sFhX+BYE9zDHvegQQMOsYUbCEAK6WPk9iKH3iD/ebaW/YVRQ9nlpQvJLZ7X3GoChWTNGYWzTfZl7he79UQs4ZhZcYuULF3qzBRr73QDzO1DQafZvqINwaJLo29/mhqxepHIJB1uq4rMl5Wa1X0kFS5JTSLV1Y13Y9AJIjTPlcR+OQ+Vo3vU/mT2V5kCDXUs1qVP0yTE9riGtxAVotviirQzIew/lbtnXI7cK9otypALeaMAfHCApdzDBK44LBwXMAnJ7mAIgkvSMGHKou6GjqKc42kRcbpODy2JkwR0D5eJNkDVrpXUdOZru346Z8xNOdQ4WuKrh4iwuzFQmN4BYEdtqeKGElqkRJXcym49z9mCM6UlRvbtjKxRZFmN/1BgMuaelJOGHVr1Tx7LMq3raVFp3uap3OzL3NpcMAsmNV+t8lSpaks5LrubLmuCqHU4KN0MvYmwvEXPER8Wr/mKjykQprRj9TmhFpjgBRamQYXUmEhFtVqjos0v+/gL2B4z6XEZpVSQJRPL9R4s3kXTm4pTBq66Tax4ufRxWbrF0s0EJspItXlN8Uqq3OIFhgbWrn8reOvN8au+K1y20T/0TFGC1Dv+myBkZNyk/X23dT1kHXk7po94jL3sayg72dOO9rWrve1sf7vb4w73ucu97nRHOz/sfna37/3udv+73+Ge98ADvvBmJzzi7R41TEd60vaQcAskLoAGSN4BbP8fvOEzn/jNk73vmv/82DHP+dGDvvSB9zzp345607P+8q1nvehfH/vRr37utX996nHfebybvh4GYA5xgt8P4e9jCkD0GLcYepHlM/8ibHv+x6IPfecvn20FYRtIdvb861Mf+iNYA9vWkFbwM5/80o8++tE/ffXHA/sXEf/yUdd8fYhfIR87u/u/T33ybx/69q9++unf+2Ef/P3E+jUf/EVfAjYf87kfPyTg2Q1gA95f9/FfWoVfAJ4f/UHaw1lYxElIYlWeAybfJp2f9zFg8jEg9uXfBJ5f+mmf9KHOCZ5gC6JfQaBg/M2gCe5gDbIg9amf/AFg9CmEDtKg+u3gAd7/4AQWoRA2IUy4CRJG4QgaIfMpIQ7eoBGOoBU6IQD6YFodIRXiYBWuYBUy4BYqHwpOH/YRoRSCIQ+KoRiunxeSIROW4P9hoRAe4PJhUcVkjB/iCQ8B4j7oQBLIwQlgwEOMQD0k4iIKxCI+hPUgktA4IinpVtANi/W4AWvUgyJiItNNIiSKECcu4kRIxSMqIuEo4rNkFHqRYk8kRCQ+IogsImHoCCk24iNWhiKOovU8YmbsIiTu4iyyEC6CImHEYiw64gg4mMM5noRdGq5EHq5QTS6iIib5DG3I4ihOxCgmhI7AIiymxpjQYq99o1fYIjgWIyqGIzeqYiR+4ztm45iA/yI9kkQuChLhsGJJJCM/Cs0uciM50iNZcKLQ4OI+/pGffWIvFmNl3CMv7mMnbqNAtuNIEKQ27mM6ZsZJwSMx3iIsdiIw5mNFRuQo7iNBWuNHnlQRxWIL9eMp4qI2aiM8VqQk7ks90oRH9qJAyiJJVEwOjdtxFAdyTEEacEwLnMAJLANSKmVSNmVTMqVSQqVTRuVTViVVXqVVZiVWLqVTTiVSeiVWUmVVjqVXcmVYdqVUmuVXMiVXjuVZbiVarqVaaqVcluVbxmVbqmVasqVU8qVeduUSMJ6kXYE9mEGkCabjTcgSzANd3qVjNiZkPqZYTiZYziVlSmZkumVbXqZlZv9mX3bmZ2omZt6laILmX45mZZamZ67mWdrlZr6ma4YmZ5Yman5mbbKmaaomZ6KmbqYmafqDEvxDAgwncRancUbHPySnci4nczancz4ndEandE4ndVandV4ndmandm4nd3ZndQamhNxAANxAeIIBeS5FBxxAB+DKEnine74nfManfM4nfdanfd4nfuanfu4nf/anf/4ngAaogA5odHaghByoPRAmgh5opBGogz4ohEaohE4ohVaohV4ohmaohkLoVzKnEGDagoYoggpAe26oiZ4oiqaoiq4oi7aoi74oiwrBEmSBDxylcoKniOYorggBjPaoj/4okAapkA4pkRZpfAr/QRIEwD9tQXScwD8YqI6KKIkaKZVWqZVeKZZmqZZuKXYugQkIgoR0gA4IgYyCaJQuaINyqZquKZu2qZu+KZzep5cewYFSgQmcQAuY6ZkyaInGqZ/+KaAGqqAOqo8iaQYgqCAEwAM8w55KKY8SKqRGqqROKqVWKnwugResJ4J2gKY26oj2qaWGqqiOKqmWKpuewBIUQWR56pmmqam+KqzGqqzOqoaiqgnAAKtG6ZTSKq/2qq/+KrC+pxCcwAFEQa7mqAA8arAuK7M2q7PS6hJEgJIe64JWmrI+K7Zmq7Zuq58KAS8UgxlQ64EegQmAKreeK7qmq7r6qD8swQKcp7ja0wMPlMC1rqu93iu+5iuHemkIxKs9ZIAOOKm+DizBFqzByucJZIEyKCi1HkAECOzBRqzETizFKqcQ4MGhUisPFIG5VqzHfizInusJqGrDZgHEhizKpqzK+qqt4iqrZkASdOzKzizN1iylLoG7ruqeZkAC1KvN/izQBi2c4qkOdEC46ug95EASDKvQNq3TPm2WImUECIDLVmsVlIAP+CzUbi3Xdq2LCkELRMAO5EAHeAIaeAIYNMED4OzJeq3bvi3cZiietoArNEAL2O0fIGXc7m3EBgQAIfkEBQQAAQAsAAAAAAEAAQCAAAAAAAAAAgJMAQAh+QQFAwD/ACy5AisEKQA5AIcuLjwKOlxTVF6qqrD29vTx9fcGRnDZ2dzj4+aioqw6aowSEiJkZWqusLSBgowqKjPExMYRFiREREimpqyXmaFqjqyqwsyanqTLy88xMjp6eoTO3OSChoxsb3QKIjQZGSx2eoQ4OELU1tS2wswmOlBWfpzr6+y9vcQaGiB2doE4PExdXmePkpze3uRscX4dHy5OTlS2tryGhpEiIiRWWmQjJjCysryOjpNqanTS0tR+gIQOLkw+PkTi6uwKMFAORnQSMkz6/vyKjpR0krQEOGQoGhz++vhGaogocJgKKHQKLDRskHgKHAy4ttDW6OyAdJgKMhRCRmSKtGxcUlwcODzi6PgYCgwwCiwwOCgaMHQaIiA+cLAuMHRCWFC0spw4KkgSCkh+cuSKhoAsJCgeEHQ2Ihz2/PiissxAfuDKrMhkeHh+cigKWHgozoCoyLROFEj00Nje5ORWdKio2MQaHAzMxNC82PDo8KAwPDy20JQuUGi4nrQ</text:p>
      <text:p text:style-name="Standard">oKAxWgrSmnpjc6MwOKEyKiqCKgJgWGiAELEzc+ODu6OBoXHASBijEzNAOTGjO4EDc1vSIlpwmIiAOMlCMloQeIiBCQjhsdrQSEDCCqJzCyPCSdIwwHEhOToD0+NCQmJy28MBseFxOMmCmnsyWhpAKSIiKqMSiuKgcIkhWhmBWaISurOw2cFz66Oy4oHjqoLB+lJAQICgKHEg2joRktJQQUFCOWozc0Lx+hKA+eoh2ziwQfqQQRGiKhGQaUHhshLSKjLhCTETC2MQKQmgaKhzu5PTOoDCMhpDcxuRWlJwQTHhWfoQKOIBoYlio0PD06Mx+JIC4jMhseJQkLCiKdLQeCih4Ymjo0JhwYoxUVjwQMEQoOBAGChxURFBwUHRwWrAwMMgwfiQeUCAKOkAKQngWICB2tOjIyLTOQIB25qyKwKj6/OhORBiUqIwKTngWFiQaHiQWFhweHiQmJiQKSnwKRnT+/vQeHhwaHhz+/vz6+vQKSnQKRnwKRmz6+vwKRmSKipSKiowmJhwAAAAI/wD/CRxI8J+xClXq1SvIsKHDh/HildhgpN6GhxgzEjQQT0GDAkEsaBwJ0YBJA/d+kFxZMJ/Je/cigmNJM16+eAZu5qNJk+NNnPF4sgSa06bQlTojcjxKkqhOpiOTArVJFWpDpzaJeIjg6hvHr0GhUrVpIAAJFnFYkCCSNCdUl1N9uEDwz4SLR0p/Ur1Zc68BHw4I/KvHYUdRnHDBskwcEbC+wSyA/PIZca/RlRF15gMkQ2A9fjuUIga7FDPMeDB38PMMGnXM16hjs1SUs/aOzoNlGM7HO9+93rwVsTQJzvbqwaC/nsR50gDLGmMcvXM0BgXuzyimv4vuSHp06Cylv/97V+Mdu+P/+LErEqFduxnl383QznL8fOko0POLkEFGjBTPFOFOOwu04847Dk1XQ0Hz2VfDeQPxs4AOJvyDgAvtPMBBDjI8EElD49mHoEDj1SBefhFGIIRABDiwAA5xWIgDCvMQGME8/yjoCHwh/rNjiO98oN8HLAikj4scCKYPB+s8wM8BNwDgToNAzkclj+zglh6RRrqo5T8R4IBAPQh0wI6I8gEZ33iOQCiQDC8EwqKL6P2zAAf61KOPDNmVGGKDPzaIokD8vFDkP0cu8GUEMij0GTs5NjhfeY6sWZ6QA8nAJaJeErQAP47yg8I/8VWqnaTaZRnhCyv+0+KnBDH/GiqkPq5JJXn2uYOeEIayxmqERIY6Kom3UprmO9YNdMAEByjL7EAYUICBsASh+aOfL3yJkaPcqlcQrjOEi+uObmrELbXVOuLOIDW80M48IQ5q7rnYMcQODw3og4AMGQwyH6Yj0fuovToQoNA/iUzxQSSqBkyvqAyh4EABB//TgwM1wDrvw7QSdK8NjrKYQAitbitwvQy5IwAEIQuEQSIbc9zQDCgwcEDLDp8McUPusKOBCdxmdHK3w/JcgxAG41zQ0Od6+xA9GUzA9NTcHulORh0IcALVVBegQdEODZOBzVwzfQADV2cUQiQOAF22wBBko8VI8zxwwdsCU/DMgnRLa7A13o6e3bFGEKTQwc2A10NBBhKwJAYPIIyJtw0rMMDTMx+40MLbI+Bww1E0r0y1PhNM0Q8ETNEMAD89nKwPBCvU0IFVAkXSDgAuJABBDgdgYEMKKgyCwgO0EyRBLxKEAAAAIWRjiiQzOBQQACH5BAUDAP8ALL8CNgQpADsAh/Dy9BkZLM/P1H5+iL29xKSkrFBTWgpGbNnZ3JmbpK6utNLW1Pb29Ovr7D4+PIKCjG1udGZmbD0+SBoaHo6OlMrKzEJCRC4wPLW1vKqqr4aGhCorNMLCxG5wfFldZ3d5hDQ3PB0fLt7e5F5ibFZWZJiYnEpLU56enMbGzOLi5E5OVK6ytFJSZDY6TNbW1CIlL2pqdIaGjyYqNApKdI6SnHd5fHJ2dDIyPObm6RIWI4KGjJKSnIqOlDRCMFhkYO7o4IR+uBASMDw2PMpAgE4yYBoqHMq2zBxKeCxKVHp0ZHx0nObQmFJmRBJKUJqouFJgfChKIApEiBBIeB4iILbIxHSGZDgePDpCXGxijDJKfMSg1Pr86CgaHG7kqMSqmGh+tL7YxGxQdIp+ZPb8+L7Q8NrQ9EZ0nDgsRIqGkHhasLKgcI6AmC502LDwwIC6oHhwhISAoJqaxPr06E4USNrGzI6KoCowUG7IKBYgICwsICwkKICsZMqgLLKqyIqevLKilBoiICAedOTk3G54gI6WqHaeoCYiIA5AcNLo7GpccHqGnL6yzMrgQE5AGE5gYFRKPIqWmKi4vNzo5LKcuG50lHhs5E5KgCooSAoYDKaclP76+AoGHISKoAowLLK8xAREcKaq6Co4SPro7K64mJCYmBwwSKaoxDgyKCoKLFJubKCqlCIcSMS28CI2HAoeKHgkgDxmYGJ+ZC4syNr44EaCYERKXMS2sLDQlBh0WCgoDG50XCImIO7k9ApSeGJ0jMDM0FJCXOigrBYaIOTs5Pr++A4UIDhQMAoSSIB0hDhKEPTQ2PTozGZiWCTIgOLWwKaauBAOIMTItJy4rG6s5GiGjObwoIx0kODo+BBKIDgoEHhsKNTWvDpQVLKKxAYSKIqklPT40FqsjIhadNrozKLQ1EZ0HHZiaISWoIqWhBocDISMkP7+/BoeHCIiJPr69Pr6/BISJApGfBYWJB4eHP7+9CIiHB4eJCYmHBoeJBYWHBISHApGdIqKlCYmJIqKjAAAAAj/AP8JHEjw34FP+/Z9KsiwocOHCQ/sk3jgocWLBCcqnHEQo8eHn2ZoTPixZMGJCA+KNMkS4ciKLE1ynEFz34yYJg9wPHAQJk6Pnw4qnPjzoyE9/Y7261fUY79dL572e2HoadSmDaku1Tq1atKoUZk2XZqUrNevS6saejF2bdoX9vLBy2GP7NS3X1majTrvwg5JdVpxiep1V9qlu0y6JTsBQop/Dd7gs/rVLVSxH5e2s2pvAIN/62JMKGv3MGanW6tOiPEONI0X7QjLTm0yqeGp9mIIXMdvtN3NphWDVc1vd+/Zmu+exmi6X4DioPlNdus17FqTYb/aUzfwuF2ohZdf/0S7dAL0f9IPc0XrMG1B4JfNd5/AxRUqTF4Xi/9X9TJms0mFwJ1A/OQAgg6e1LCBPXHpk09dDFGXFlT/XBbWBGh0B88HDfyDAwT5bBCDADEsyFBYKJalVVUvTFDHQOoEwINADAwADwyS/JMCDPjMk4+D9vB32FmllTcgegG8+M87D8DzwGfvxBAiPwgExgV5sqkVVWz2nMdPADQI9M4AOZz3z42SrIMDj/+QBRxi1hkJI5hiNnnkPzk8uY4mov1DWHJ/Kvdcd3QuaaOZ8PCzzqIxCuRfoIHKR2Ch72hQTIYD5aDOorwFKVBz4MEp6T8xhvlPjUGYmSqnvRFklX79xP+mBz7n1RHCDsaFMGN0AVDAKj4FaSDEkNlNcOQCGSwwELIC7FZBAhWwOkFB/jiwy2bZVTWoR5x222pBDhjSzrgq9kPrR93+2hA+E7wQQj5TpDXqReku+i1BIAiBwTuSxHDBBJsJyG29vE1bUA06AMBpBSTcUMMImFpEsL0dMFRDDAx028AAKkhwp0MT8wYBQ7WogEG6DBTQAgX0hqzODQ2xYwAK9VaAwkMhsxpCQ/VMMIII9YKcs7QO9czh0Eh7a3BD9rxAQcZJI30v0zcUEPXQ7+gQwEX21ELA1SED8IGnD1lAwgAIgE2wCBEs/VAJHgzQgNrpEqACsBidYEACdHdum4AMXHyUhAFf941ABHh7VIAJP/edwAuBl7T4BziojYEE88RUgAEQAB01ASa4bZICBrBAM9YFgGBPYj+1M8EGPFRO8DsceBAC2U3FdUEHBXCwAAICKPBBCxMAjFVBXAiTgz7w6KNPDhPMw1ZDAQEAIfkEBQQA/wAsxQJDBCYANQCH1tbXHR8tGhofXl5cxsbIhoaQlpaYLi4wsrK8eHqCfn6H4uLkSktP29vdGhoswsLERkZMpqasQUJIMjY8tra8Wl5sdnZ0UVJZLzA87u7sj5KchoaETk5U0tbUoqakNzk8vr7BmZuk5ubp6ursz8/Ujo6SKioyZmZsrrC0oqKsVlZYnp6c9vb0zs7Mmpqcamp0IiQwgoKMWVpkPj5BdnaBJio08PL0NjpMio6QgIKEurrAam53cnJ5UlZcqqqwbm5sEhYjOj5MFhgsbnJ8goaMkpKUhoqU1tzgfFzckIqQqq7MIizI4OzkdFxYvKKogIqgfByAIiYgKDRIBhIowNzEqrrAGhwMZFxIKiQgoJSglrRoInSAvo7IYmqE8vzwnJqEhmBoOlA8PCgQVkBQKhocJBxIDhQgztjIEA4gMkoU9tDYcpKMIh50Ikp8vNKU+v74pq604OTcMDBQ2tzQSExEUEBwgHJ8zuDQCh4otLScdKIolrywolxcvq7sSExgYGpsnJK8/PTw2OjsiJK4dmqk4OjM5Oj4sKKw7KCwvrqwyNDIuq7QeGxwSmJsvsqwiJyQUGJM6vCgJiwgChJI9ujMUFJ0JiIgUHR8kKywVFZIalwg8vTo0MTQ5tjYvqB4foSQiISgvs7MOkpc/PzoVqKokJJkFiAgbFyACjAsYnh4vPLAlrSMJDYcNEI8QDg8ChgMdOKAnIiUGioc4Nj0bHJQ4Mjkzty0EBIwEEo0gI6I0qAwrtLUhqLkHiIgbHqEcmyIinZ8iI6gurrQKigMkIyg4PjgcnqE2kCACgYcSFZUPkIwUFCcvsTYdkZ8zMq0PC5EtKLMkISYPDIoLChIhnZU0uBAPB48HDBIGiIgeLSM4NC8KEpIxsrI6tCYyM7Y/vr4xtLw+ujszq60nqy8IsiALAosFhogrKKY9vjQ+vr8/v70JiYcJiYkysrEIiIcHh4cIiIkFhYkbm58EhIkbm50+vr0EhIcGh4cioqMFhYcysrM/v78Hh4kGh4kioqUAAAACP8A/wkcSPAfu4NRYBRcyLDhQhgHLUFk57CiRYMSDx68yPGhRnaWonQcKVAjPHYQLZHsCPIjxZUc2SUEmRAmx4ns+OWbl4+fzYot+R3QsEDDAZ8/GaJkJ0Degn0jePRLqvRgv08s9r0pIAAiVYI0BRQItG+fhokncf6ECEOAv7L7/AlwGXIjTI1u4cqFeHImDEsIvXIEzC6AEb39NE4kPJPwTXbw8pbd2xLwYo0SY1p9OzmxYswpJ8aUKDmuADJ4yr0CHBInQo4n2fXjHBfIBCIUaJjgpxNIvncyBVvES9vfvAQ29i0Yks9EARIFdreMCQ8Gv8NljQjhzCKGvRdPF+z/EKBzHpB3ww+W9idEQ9l0n+YRSbcvXYHm/o6U4ICvYmwH/gzEXhECBRJfAQICAZ5yMeQgUEYF4WWEgAEQI5AXCswToEBGyEdfOkbQ8w88UYAkHGTWbfiPdiUIZN88EwrkDxAF6EXPB+u4tBEMkmDRT4z/+BOABgXGp6Jxxe3Qgj4EGMBAWhd8QQEBLcijonZE/uNFAUIgKCMQ2MVFjz4tELACA+xIUIQzBHizJD0qljCkQN8E40CLMgpBjF7yDHBBJjMcwA4dLhAAwgo/qICBih340MFAAPhAwkDeuOCNjf9YEhs7EGzAyAfwSASPiiPBFeKIB/3VV2w+ktqRXjsI//TXO10FEE9f1gFZ6mQvDMRPECiks0ABGHzwgwEyuMoRpgL1o0BW+/zjjQp+RECPrsvCOpAACiQX7T8jxCDBoivBFVesAr0jAQVwCcRCCh9YSJK5/vQ6UD8XENCuQN5wU662A8FzQAIN7GsTvegOlIkfCYxQ1k/mirlQEj2UAC1MEcclD0PIemDwq+bax0NDj7wgzMcWZWxDDMY0FEsCORSM8kIZl9XACSo4BA8/CmRgbkM1w/UAB0g19I4JIQStdMQhwACPRfxAoMPSS98sAEcCnCAz1RkbUAMZHPUSQAIicB0xAjNM1REZpuywNdcPMKD2SPw40IO+VKcTwQdzwTRkiQBS+FN2zek8UEEAc9tEBhAYyJPCAwAAQAIKNARhjgBPf/VPL+YAYY8989iTT08vLRQQACH5BAUDAP8ALLgBBAQxA3wAh1NTVBlUfGOKpd7n7HN0dpeXmNLd5Yilu6zCzDZojKa8yxc2TLy8vGuOqpewwwk2XKenpkp3lTBCVnGVrT5SXB5OdBoaHHp6fLzP3Cheg6vC1PH198rY3AwvTsLCxOnu87S0tAs6W8bGxLbI06CgoVxcXDo6PFd+nBEWJlF/m05OTG5ubD4+PH5+fouLja6urC4uLGpqbA0fNEFylDY2NC9hhjIxMcnY5Nri6oaGiWZmZIKChWJiZCoqLMPR3FiCn+ry9B5UfZq2xvb2+Pr7/GZyfEJCREpKTAZGbHycsmNqeSIiJIKesgZKcz5tjRBLdZ6yxAo+ZA5GdA0mPD5OXHqivI6uwB9SdCoyRPb6/L7S1BoiNDdedAtKbBYmPEhYaEJWaA5GbEhSXObm7Lq2vDZWdP76/BoaLDJadApCbApCdAZCdApOdEx2gC5EEGSIKF6KvMiCKLqCoLi+7KqkmHCYwDpaeNzq1KC26A5ofMjONJaooDYoLJiKoGhSbMg0gMSqfPLK3KCufMrQ1ChEMMrchEo6gPLmyJjI6M6+zLje7BwaCKa6oLqiwBpEjDYuEPr86KDKhEoSTE5ghEo6FEaI5HCIiGzQMLi+0NzcwLqqnDhqbNzGwEhEPKyC5AJEeA5gUIiGeEZCSCoaHKaQlBBEINDQ2CgsDEouSE5oWDpgIHyYgF6asNDI1MSq7M6qtJ6QvMrGrERIMFq4yHKI5Gy4eByIgCYqIDheaCTQgKyCZNLC8EaIZCgKLIasnDpoUHRAdCRqfAooFIReYEaUoPL4zCZgUH7EtEpESJiQhLqwzHyIYHRSHGheRM7MwDYcHHSYmLjEqMrI2M7y5ApEjF6QjNbytHQaWCIoIJ52oLzy0EZ8uNLQzOSCqHQ42PLckKDqtHRenH647Cw4zOyqtKCm6GzosCQmMA5gINz45Prm7DZafCYmHAZGfApGbDZadApGfMrGzEZGRCYmJMrKzApGZP7+/ApKfM7SzEZGTApGdAZGdP7+9M7OzApKdAAAAAj/AJewWzKP4LyCAgcO7LGEocKDBeexK8iw4ECKDTM6zMhxo8WOGjN+ZLhxYUiSHE2ihHgSJEp2KpcIJBgyY0yGMy/OxFmxZcmZB2miHOqyKE+TO2USfZnzo02lUGvyNHjQoUSgTwcmLaowqcmYHI2CDEsUrFeoYJdC3Th1bFuyMsWqHbu2rtq3MKPebekWrtS/Pv2+xcm3Ldu+KP9OLYvW4c+Q7BYn3Ws1pVzFUdM+VYuR8cSWEQmeE9kXIc6HNwF/DZzSJEaQnUXSkEe7tm15+XDLM2LDAtHYTFeGHAmZZtepke0W1yqZq3GsE1meJt02+lnkEF9L1rnXpnblK4NO//+omfDDySC7MheYveVE7H2RYgTOPrvF2KnvY3YfFuZ3woYJlNiAm2WG1l/J9RUYUU/p5WBhMh0XoVvJzRVgXHulhmFUCkpmIXgdClZUhEg91lyJxQF44GEGLggYYWHZlNhq8tF032upTReddMr5hxlGXX0kXoE6lRficEnRIIpuuTV5G229FZnVc9P1FBGPBar1mWVSMugRcTkiSR+EFQUF4ZXspbneT12iVx1W83lnH45OdSdhd1MBCVdqPn6oI2nzkWfZmIk9GBh+W11IYIAThanioy5y6CGEYlVKYIIPEjiiioliWGFgCb4Z4IcbeonWZ4VSauqdOaHXEKp1ff81aaucjqqRR65SRl1dlolpUE0SkndVmUKBJuikKq7HZ1BXMrvEbE/S5mRuvFngXnt+7upcaOjBpCWtbhYIJ7h/DgbuPNUFOyRj9C0aF4rZAvqrRO1iRWqQaoaGHGudwlUlZj2Zqqllus7El6PFdbpvT+o1ZnAPKNKFZ6kb8rWfu5tyGCKyDk4n4qmswajoiza55m+DjnXcbbhqypgpr9ki1xyILTfc8L6fxXSewAAXy5+eq2IVMpcixdnTbNPqFm1v0HE0JLg3g7wmhDqFFiasBIMonHU8M/ifmFaHWzVQVyHMZZ1ap7dyq5eRGvCEQ9ekmrNoWv10zvyxyK9V37H/zfF1aWe8sV8jDl2opkihqKGus0J2mLt/wyi4rSM/nvfHzbEL6ssjRt2V3JBL6mKGm/9GU39kC7kclZO7GLWczgb3K7TRTitKtZx9zbHluEa8V2hh2zql6vRpRaPoDuEN/LqqHYog3JJlZ9XY3AYFFsI/CVrkkPCK6zKrRTHPWX1UEwdsxvotvpWRlascqsqIXSYxrxkvLL/wkMKfubjw7q5cXEf618Oy5DKUGQhxsfpbmPgDuv8xhTsyAd5zVnOsA46uWLiaE50GeD4IqgoqLJmaSZDGJKU9iWnxyx7xJpQY/WhJeeRyneI0eDAHYsZk47OSz7aWOhsNq3Q2AuEF/2f0NJwNcVeM2d+/LgWrOEkJgohjVeiyIkUCGi4z6UNb/T7IM9FZamioaSAHL3TEfQEmVogS0OBO4jaYnY+MvHPjrPJ3GgQWsTAz6xn2CKgpHkqISKDxIVU2B8YBmiqNVqLdk5xEG9xxLib2qeG3EOIa+mhPaMva4ZRMNaXk/LGPSalXFWODo00S0GT4atgHa7hC831OcXL0WygVFqn1sIaSROPYE7NmvPVdhkcM8p0bBxcvUKZIWwXrDl1EBEqMaSh+hKMcyTSTl/ccMysCZJHseqVLDmJqiqJ6ZLHCxqMq2ipxaTPiA41DnHW675okTFptnMS0lG1rV93jJpmeU/+vuYSSWdzi4aWQ9KFPxspgOvOh3ZrVTgfFpoy8vF46e5ZEXl5uc1JaKLrUiK8jNq+Y++ykEFn0KQXRzFwqM9fAjqlNjRmzi5z8Yq5YpsSQesyelpOoFTFmP/sBsSl9eyPmipav+rDEkrDrW6OIOSFudc+c15xYetCkyNvkxjbV2tNPCGS0pmhIPWgLZhAvyVXWSPQwFymlLSu6RJYicZwX45V1xja2tnZPduhMa9/+hZqHbsd6p9tjQEH0x8T9MHrQYd5TL7iaN6VnjhXrWmSVglKIbXVCmlllqiAbuS16j0Fn5CkXKRZSkuG0NTfkSldTFrPLjY+h/ATsXwn6lBD/QvStYzEoNPlGVIbEs4TAlQcKJQu0FeHziB1lnGkjCNSvRUqqM5SgbimIzKwZkFikY4rFYAmkSFovfc7LpnEn2bQdydZBOyLfaTcERW09M2KDChRB+HS45YKTUpXaY8+YaszMxgiB22km/P57IFgKNT4byW0KU/LDwd2RmZNVcNSEY7qXxhA9tq2tPoUK2fehb0RVjZZuHClMWqK1U72kq+uIJt0fPiSSDPvO504jKPK8+D5Q5VlCKzO1zTlxglMdzKcgq6+iIUpZVMtT0+IoHL86FEla8Q7p6nWy0LFVQQnVrBcJPLEZYdZnRtpb62q6qoF6lsw2dW1KWfhcDimr/6uwMhFTAxi4fwmJbg8WqCnvyOT/HQ9LKcPU+3pXkN8m7apQshbeRNtLClOUUm26YHEl2OFruQiY1W0VLi9LnOKxJ6+PjunMkjVGoepOrp9ecFlX2GQXKxk4WAM1aA26TjkPkNL66xedk+lS5F1QbsttYEzzsp34ZTnX7YsruBxnwZG1baQztdhp0SwzBYePto7m6t3+wj0U+5J9GHyZGU0X4trdrjeRRDLXzrfty8Y3XOvUXuxoKjTeBqi42loeZOYUuvbsFUn7TGUQxULra9VVpvXV85uQPGXajteC+x2lgu/7Emx9L9WS5fUw/Xdip5xnasmmH6T8CWmWDpm0If+3LicTXOwQefIsjd2K2jjba2g+WkJ6BXK6Zkmvf4vv2fvzZbIB/KwSHto2TGuWd477mxs19NnolPRwvrbAkUGw4MQyzViH+VTwihCobFZuT+f31qAjWJYzunFxBZ7QU7d0f2At59JBGlUh2su9ajQpHS</text:p>
      <text:p text:style-name="Standard">EMWmr/un1WNm6EQMuf4xmS71yOm477XMBJZfYlgc6Y4ros8vLSVpQNRSx2UBlYCZf6r2gdN7xpUu5F7gbdBxlNZVqa4jhZ/OI2Izg/w+1BuzIY4wkhlJyyFnhayovXv2GK6mLvHIpjVlijl73WW01KDdJN2dxV7OU1qVI207mQq+ecP3tfq1wvO5xiDrr/gKXS70i1+aQoz0xNfS+uYq/31Gv97IZl1+erO+vgXgYsLBn291oWaPlThV8eYWhGh3TW4lzEBVsyFm6kk2MUo3XJoXWwMSRdNUAQ5HSsMx4EMVDrln+JpWlBtEdlAUcxgkW/Eh4P5mHdBEntFxVzwk5hln2v4VYfVXnVNnergz+PVmXpt2aEB1lnFkvBZjmiY0sNYj5e5ncDdlpIIW4mRjJrVH0JJ2zA5i4CJzvOFzbmVT5F1jsWxXaiZR5ftD/zUHpWdXoWAFBF1mjngltEqIGbxkpgl36Moh/ztm8bZSS6ZzpfIXcOCGOBlFFbZ2GUQRhOVGRk52xN9nvxw1Bx/1Jg0nciAQh5ahNmVgQ+yVNqw1Q4fWdDTkh/DpMwwuNrIhNqsUR5bxFa++RT3+J4iah9TZEm1yQ3fJISKzd6moFrjkZ1sKVL5zUXSJYVG0WCJBKANHB0jFQb6MZ0NBgeClV349MmFUYDK0AHDOAMzhAPzkAGJMADNDB2ZcIseLNYuFIdV6FpXXVqpWSHqyOCDaIzDMECLoCN9ICN9ugBZJAMJQADEFNk/uZq52c/z2RvcDVvFRZ2wghQs7Rk9PYQrPd6cTRoTzhqV7SKhtInzWaRA9NFLwM+8LVzJIFmYwYZTShq19V4ECVg2+cVAPgjKnd3PHRq/6RJuxSOEpZdI/8ZNDhhhtIyYqg3L/92YvkBSNkzeur0LBdABs5AD0xJD/1Qj/TgARdgA7ylOtFDSrd2RcPYW7CRW91lcdI0KK2yM9a1BPLoAa3wlNJAD2vZCs4wCM4AAgRgA2jRhWBmbZlYVuH0Gd8RKN0Gcr0Cbv6DNc6EkqQRZw9CmICzXyglbV6kea1jgxNVioDXg5JVMY4ZmTMlhhRpZghENDOWEGRnX5M1dP9jl5URh5X2IXqyhSKVhBQzfkRBgMmojAcIkQdSdk01c0llWw3zizJxBAWwlHAJAiTgAgUAAQwQlRdAA7q5iC1kaa80PDBpfZepQ2+jYWaiK3y2FvIoAh5AAjn/EAo5sAoQAAIewJT94AwFIA9+GUTih30Lhh/pKHsxRETz85ET11xDJVpXZBYLpniMyT9QOIWGkorA1yOG6WVxU3JhuYO3KIqTKaBSdRoe1pHqhUX+loH7YX8L+Fe4Zla2tZEW1EtFJ2I9mQ/nlob6ljyIIoUZ2koMOHV00wMqQALOIAIM4AJGcA4FgQ0NAQDJMJcRAlgex2HGBZYTZVQcxWY6IRYvWjQtRTatwwKhoKM6kHo9MApLYAM6AAFNWQBHYDCiRDUIhYSwdxaTlmk4WYvq00Al5WivAiTmaIGPsRpUaJJAuHfc91gTqpFO+JL8ZYoT2lYJU5KwSInvOC7T/7leMPpNt6Jm9Pmc4lRR4CV6oOFY95VmQ6EkBYhoBmgQPvp/0SZ8zNgdErRaS9AJBSAC9PACPNAD3EIQ2HAO2HAV/cRg94er/3dkIQhtNDc9YxVWQqcyAAWPSmECLqCjMWAm8wCk82ACOeAB/eABO0AD6JKCr1gwd2VkiHgY/4ZOPlV4sJeHrLNTJCN3VHYpJilG3bcfzbMlZkGMMNWf3ldtgvaKpOhm+6pqCGJPuiV2EmpsiVeKddk5jIgvjEJ0YNRdw7pm1MWbz8MTFmCGtZl085JfLmamDzZY2TIQNkAAaAkCPIAtsjqszxdzb7OyTwaYZeEsvBksxqInbtikzP8ThxqhrMzaHj56ENLqqi9QAppEmib1eF8GorpZTa3jZA4Hm+OHNyiGJhFKhCYarEBnUs9GoR/ziUGotcbXiQHXL3pjqF9EbAYyfFxxg6FHhanVYwdZFrGmWmibfYg5ghdmtwbGMzSADClqQkxSLZhmW1jpZd2zhhXFYNSjAhCgowQAA1ThiE7zK2J5UA0xcmo0FC9XJGUiq5XRMZz5LjxhWUIRGbhKL+GGELqXEd/JAFnqiLcKACQQlaGABYsRGTnTGfnTET2wuwZTjDWBugC0UM9hpuuWTwLJnwF2sBVVt7A4eW2miAdqFOuln/CqkgIIQOyqrwk2JQVqkW6lXHH/00QSqHEsB2EyV6EKKmde+DZzBa5DI7UHgqb1tZ8SWWwDAS2g2pO3kXTz5qtEhGmYiJAl8XO7uwzK4AwkcARAGkF0Mxos0RAqkAwMIAJL6QEQoAPOeRo0cAEeIJUs8KXY6AEFAAAMYQM8QAcekKMgsALOiRElAALsqQIscAEwHA8iIJcs4FUyYcIkkMJuyQAjrE0RDMP1yAAkUAJ0iS6ySgPLAAEpTA87igy1pxc6ywAxIKo04cBYEArpWQAqACM0wAM97Aw/nAwkHCEqMJxkoANrYQPLQAYeEAomYBw0wMUMsALsAAB0QA8QAABWCsPOEJ4lIKuQS2iDK0l5t6ni/yUvMThZZnsv8ueJIYepIklz50eo4KeTKwa9r6iYWza/3cpsJRaWq0Jlofk+bfJVabadWGYQb3qQvJdaQfmAipSMTrKiBdGzYBJum4mQlwphEhQhq5sD2NoQDKV6HXGW9OCq9OCW9ejFImEDHOwBLpAM1BoPTtkPK9wJO7CcTdkKIpAMLBARPfDC8VAAFwCmTOnMMUwdsEuPTjkIbhnH42wRTAwC0jAI2NzMHtACLSwTAODEadnMSwkCMcC530MSJhAK8cC6aige5UwG/fACfrAFlfvOBC0Cg0APg0DPMrHBHRwKzqkVRtAHGg3NOCGc8QABQhvQrQABoUACIrCWTP+5jSsAA3jmPIWFUC/HKJJHiO4qewzafZVcmqQZn6LXiaMshC0om8UntpKcqCMpkegXmgOa0L7WoTxovdm3e1p0WeV7u0elTx4mTCQawPEBFCRkG/lrm1ZYHFgCtaYKjGrjE8lxo1DMA9CaeqIhjGaZDK4qAiRAACUQAwXAAGvZxyQB0h7AAAzwAgTAAzkAAm4JAQXQ2AXAAysg04PAAI2LEC/cCiAAwy+wA4W9Bx6AzWKqEQGdjUCsAyWQzq7qATlgAkHBA5QNxDEAAMtQACAwlRHhB7HbCi/QAiVAAIv7qiWAEAq2us061jyhx4MAAiVwCwOhx0z52rENAdlIzSz/ADE6AMNiihHN8AIiMNGDnBEl8AL0UACiMA+tPdoWHNktAAJMGbSiSiwK61HN6GbdiZLtxVffd7kKqphKaLnINrG7diSnqIoYgzpTSoK3yJFGlCaNA4qwuSeI2jlWDW671bKd9oKzEibv2XPliEaGN5hXlBj4a0LylFV68mMZF0NPBMAixRyKq9wK5Vw0QADLSbIniw3lzN20PcddysE56sURAbsa3Qp3fLILvZzjjS4v/Jb9TLsbGNoMsAyjwQ6ikAzLPOUEAQPLYN+sSxDy0KqejdNLcAZKDBFG0Koi0AK27bMtQMEFMM6m1AOrm6VLoMuvgddnvgRfLgIiIKa3/wqkMKAEy+nQSwC7yn0QA6EDE8y4PEHpUmkD8E0CG80AO2DbMoHX/fzPXFmU40u59bVU2Ya9d3dNcRq+Tf3h0Oufn9lZ27Xi0XuvhZoeyCpNlcVRjJe9K2OhbzegHHd78dm9hyRIZb06nfKITiazDZik7JcnVdXWSlNPyvF6f2ZUwYNtRlkTuO0MffyPv7IeitsPrOujJ1sQL4zeDSHNsSAC+H0Q2AADF3CNRc4S690PLE0T4b3MPDogyzDB7n0QlE4PJAAAzzqqS4AF+X7oRjAPyBC75Z6FlH7oCgwR2HCjIsDS38U9zv18H4EMw2nFBxEDDDAIC8/XH43kBTDxI/9PEGcJAhPsAiwwETSwA3G53I8OphJPzj1Q8O19BBZnkFqWvThUrG20aBtnnS14e5gSmUBtsN8SZY+8ZvfjPkgtIh1OtdADi0m/Poel69zGvTF3knpnMYYpK6KpgZPCynD9vAbxQGWv32NJb9D4F79VgKG6VKzW4FbiXT0EgXmPay8s2ADQ10qaESvAAPHAo961ukQqzQbPAg4/D7j9qjwwEdCaD7FL3RDx7iRL4EtABWBa7pR/slTRAwEdD0E7D/lQAFCsA4BuI1UcA9AqE+dAAy3Q2DFwDoO/EzSwrA6dHbpMEEcg0yi/+hgE32Ba7ypP29g6D6gvwq0KASpwEB7/TwIqQBABndcS9AX2Xe7nPvcNlfU5oYMVGUZ5wjyBelmIiTXhp2VbjV4VGU5ETTNGO+v7CRBLeggkOHAgu4EEFSY0uKSgQ4YQJT5MODFiRILsLGakKPFgR40YLypcEvKhx44nG0bUOG+Jy4YIS86M+VKhSY0mbTaEOdNlz5UPdR50mXOhQ5LsjNKQ19TpU3n5oooyYsPCzo4sS/a8SfDny3lhxYLtaTLoWXYlQJiCAOBn2HNgsS5hEcoDgwsw5P7sQYCBCBcm2Nm44MHDBRtiXfIAQY+E25/n5BUQAaLEOZdqHbsVyLBTgbs85lGhQ+9FCbJfWSQTwUDHORqhGPQD/0GAhsN52OLOU0FCRFuyL220MNziNruwFFm4aP3a5leDAEgMAsFjSW/TqMP2cPlydfOwACC0ehxWBxkQKwpbjqtWRA4TA8U7g1BCcXgI9CGfBPqwu1mHADwqo7ImQs6ooPoTEKShQDoJwLOQaogkkVKKsKScuqtppI2CQqkilSQ8isORJiwxo4pwotDCAVkcMcCsujrRRIka1OjBEGXKkcagdGrxowwhvElDoUBKTkAaC/SwpedoqjHGGR9iSioqo7ISKquSK8qmlpLzcCTFzhnoq7HGmpDMmYwSSDza7NPSqyNdWo4e1+5TTIfGXGBhHsIMQ+ytedRyZg9k4HrJBP/mLBOLMWcKOKK7glDJobUY5vFjuvLe4m4eEyatc54jCqCnn34YcEGeuAgSj55RB2nFVWdgpfPPnshcjlI73xS0vnlWJUGFMsXq9K4YxESGsurmwcKuXxljgAAbelhGmU97hYCett56Sbx4gHuTxjRTKhJJifpLkCsOdVLQSa1krHFCJ1/k8UV5O0ypwXrrrehLlHwMccAKu2KS33/JPUkoEum9cd6ujrLx4AlV7A/gH9nV1z+BPzSw4nWB3HIkBKF8EqMbDcaIKaigkqqpqq6KcEyOiFTqKHQxhjkh5MyM8boCWnmWu+C8JEsFUZN1abfd3HN0iT49aCGxeZIGIZ7/AlTA6lbLxlSL6kfDMsmEVXzWYR4eXmi0690IoqEFBg6zQTcWdmCAVWc8KACAhBijZxBn6HEmVr8HYZUB44Ida7m7xrZpN7FgWGFuRwMFoVFgtXWp6aeXgIGAu6Al2gP4sEvGCER/48xabN3CLOolVs026K2EbPCjJQ8KuWGQN5KJ3wVp7+hIEXffaEWM/i0+YKOQ6zHh4+2tMMrnd3TeYXqZRwni6xNGLsToN9xq3Hk89h3egEtKeHicJ6q5x7nA9X5gi9vlKeMuzdUY54AHmtLKKleu0qombWksQnJf+3DjlRcVCE3bq4sIRLAKFowpLjBLjkNEwRqjGY4xgNnT/9r8lBhsEERvVdtL6RQVFs1ETlvs6EQfWsMDbADgBSJ4TGp+QoMd4AopdGkBCETAqqwtoQT5IYEOAHBEJCbRBFr6Fl1c4AzXrK5MLzECazywAxoE6lokoMKYaoVDYrkEG4KCoFrIMLZhPUY6IijAnlziOgA8Bz+pe8kEERg9joBrdhSrycJQtLE0fWwmMSpZ/NSUIRbt63oUc9GFCrk+EV2IYQWM1/n4eMk85ot81ePexnJnvEp+72YwYhgoX4bJHvjxYkRRUvzSdBAg3VFhYAEQ/ETGFRV9ZEV/dAjKUvbLlsWoP1sqJCxHhpJaCW2VEtHB3M5YJC8Kizk/A9RLev/wuPcssWl/ek4KgUUWE7rpHCnsGqCO4JsXuEU6bNmPtowwTR3gxkxD9FvV2AFHh4TwgExkXZl6gKjEURAu4WPMIE4TFipcCwTNsIAXwcKCAkAxng7pTbf8wLny9CAGDGAAD5wFrRCiLltvgqPQTFKzTn4vZxPrUi41Zsqdee9iPhHZSyUJvfvFS2Qg2iQms2cvTrIoeYj048PON0l3RfJejQSlIIuUL0aSLJE59d0xbalLkwmFTFv6XSAdxCSnItUg2yOfRmiADP6ltUpNsUr66tekUxaVeidFoMHUxJBQ1dNqXcVNX/5SACMkR4q3qhPTiOM0qIlFLa3Yg9W0FE7/rYGgH6fZyaJ8+Kt5VLE1BOCOmODSA18BYHVICR9oFWqfyVRmbAmpoBzJYsd5EHYFO5RL664FOhN4hzUMWEEPPPsW6aROLGAEQQtW4YHRhVA8oGNbspaAmZKmBp9MDM6B3OXH+bGkVl+1GPo21soK2UgxmewuKInnXfRS0pVMVWr3chrVncb0pUDVivWKZ9el2s5i4XNl+iTp3ebZFMDTI2uOQhlfJgmTlAiOHXnlV2Bf/tIpKwNgghwU1kzmzEhY8S9VIYKneFCtULoU0bZeQJvXQOol7oFAF5dAg8LEAlpMFFQBCgXORLmJbI1BbHfkRBkRPC18fhkEZvcJYw84/yMHe9pUat5Jj2RtzgP0aOM+BWI4rMgJnj04y6rIE8fS+sUxLn5On7Lp42YyAAIgIANnBfIZGvqGUGMRTytG2s/oCm271kseKnGXXwyhlF84K0pWLcfJnro3f6AUUnwVeRaCIfWS4OoKka7bPA9N+r0nUqnwBjkvCnIYRthdsPlMrSP7wneuLC0XTbeXVVf3l6bQwZEAFzxK+LYLZf1La1OoAkCjTDFkBSwwSmUnlALrRCkuQTIQdWADawoEBiVIhm3m4UHT8CCa3MILtHswnLsIOWoobAwJYYa1EkS2H3RagV70J7dB1Ec3oIooG8sZvhU0hrK9ckEMYACpVVlmW//XYgB87iOKHCwDBpipI60R5xoueccFDGiFM9I5liUcSwSN6kRBHNcYXgGcBFD0QH3G1CeOeiAUtxHLfMojR3w6dJS8k6+OVLRUIlmYfUEi0L0mFleVephgfub0oz+9Qw7t8qfFy/VElinpKNVUked9aqaJYuBMxjJC+IWkIvfY9CWJBacC3eOSZP2+XPG3vusdn5Mi/Mu1ttVmF87IsLurR47QtUFkis1s6CGCkicjBwWAQJIJl5glhIpUJV8GAFZQgLlxsDtIRqxuwOLN1IRTsSBoBeBLToASXCA/7NaLYl8gOAYUgAclaEHhfdZb/Fh8ByUoQQ4mh1uYPI4bUHb/Ae0JUHi8YEHmKCqdB0iQgxzsgPAMcEY8+uGMlyvmFmWLB50KoIPQX+v1pd/OreppBLI0s29RfI544g0ZOl/LWzVjUsjw1VJEh+vYHXYrXylt9VnfWlzlA/XOln69Who0C+EpTYO6cRmer9OvAMMjAfy/osuwlJofl8KZ+XO6Uwql/zo61sq7iBOkmau04OipuwqXRTuqAKmqiGA2teo1p2gZ7aIe8GIkFdGw/rOflTITHZghVlm3UemHV+GtfwuLfKCMfogHafBBV5G85KA8boqsVoic5zAh0XiJDSIByCOVivu7Z0ksuBiiihMBLHw+EPA3y1uVIyQVv0k98BML/xvwCyzkm1dxhjH0Ha5yIjCsuOejh1ZgFTppARPAhpCKjB4YIh/sm0KEMn8LC8sbsrnptrHoDb6pIcWos7awPLCgRPSjJUKaKpgpsKyDpn7hCrqbmBexuwusP3xJukWLpKTLuz5yuqYTMBeBqZkqoLZ7wKRIQOy5iWJqupv7iJ8jQUaDKqMzL06jwa1IO2WyRVnKOUISNE9aMFSTxrV7u5SJO5dpNesaJlurIOvBJeDRlg6To9U5BxvQARKYm1EBPAgggD2RIs0pAcjbGzlchS6qoGsrjB7zMbUYhKUZKHTbvEY5It/gm9RDGyb6p2XwDVYRgRe4ABbQJ2simsnRwv8i4j6w6IEjmLi++buHZAG5iCb+iq0n2ptX8ZvWuL63ea4p6g4TWMgf8kg/DCnYCpQXgDI3AQuAAgxRoCDzowPOgJn5eB3qIiYDehJSWztNI7UD3DoHGTpU9ECQULQBa5GdMUWpQzr54rOgur9A8hF8GZBpvMABOyUCpJ5PbEAJNCBdHMu7867k4S+aCaCj1CUG5ECKMSm9tB+HqQlIerGm4LWVeYpgmhdhc7S5SiCd+cZ9ApRAfJNqwjgu47ISM4rHjJoMQRMRITd7wwYfSxtAKce4WJ15C0nSGjeGY8nxwo2Q0idxpEsQ8RoVm4dbGK3FuY/nOodAHK2vuLLPIkf/eeJNyBw3yyFO3DxFD0sw33m1f4nA7hpBZcuYsQNFTZuereRE8uodTaItSuskSuq/DxRATFskD2sRuQI6mSKZcWw7lzLGY0qvmpuH+skVubAunLjLSGs1kxLLA9OudVEbCVtBeQCgnkvB8fqKPhvBcwmZAsm7stgOa4qM2QyOAxJOa2qohloIb9yLvTCctxinxmgsiPgJ3diUrZInHzMUCPVQ2CkT0PQSQNlLD80N0hJJ39xMsbhMSMG4olzNgWLR+wgplqTLothP+gPFRos/eyEglZJP+ykQVZKqVTTBRXKvaHROHZFFg2BG/iPGeCEX6KxFi3CkstSY6NQ69ELG/9wJT1XDKeGJmKNrxjqaU53LkREURtuJwT1LRqFRSjitif3htV+SOwSaS2XcxLlMEq36F644UNxMOxuCiFGQzwYrzqDhp8iUHBGLzA7FVEdtok8Nk0zlJw4F1dQYLXgcTjmKTN5s0RldVTTBMobrJ/vJLgwcNVmrF0TCxbWjK2JjLxqZmfw0S/SanlhyUOv0v6jDI+9MqWXiCPYqQFNzECepJf8wqWOMRaYkVvh8Vlv1EEHiqunssAdNVCc5NBchl4Owxgnjn1/LRq16q1iFRn6htZiBEwMyUFe11JaMUX/FMhWl1WoaxHKzmmiCE4FtklS91KABzddCoHGzoT4tl/8TJdVHpc+IjdFIHShY/VfqslCHQtBAojVPzEBojaUKdM9w7c275KVbFMsutUAosST2oTlVbC+ZfcDu9LrtjL8bEbpuxSqhgsAPxJHv1ECqSx/5alNprFKcrVW4fEsUPCaoRVOlKFqToAHBDNAKM1eopa73uxhyGSBKvbqD5diAZZyG0zNtcVhDGb491RJyqtiKlSLhTNWP9VTX+tQXlaOTyli+pdM5PZoZZZytMlwVVc20QZpXndg6fdlKwzCgS0pqDLSu2jq7rBFnvK+KIdajpS9MYtLpBCrnBN3wShOi6sWs7MoydTDqudmpkgnZBcVEw5EoDdpS3AoTlNLWZU7/WbKuUQq2an0qUVw2hWDXrQ2mToJM17LRVyuwY7VWOtwuiWm4hzWcVu1RzOAJ1oFbUyVOzAuW1GhR8p3RamKcWcVUUTtQiA0O9F1fjeXUPT3bju3Yig3BJgGrNwnL0VXaqHtLWTo6e4UfY+KuZfVEnSpGK53Ant2lLm3A8/Lc10XYpaVSAhzWn0pFoeLcpFrTCOZA2ZFgA5sf98zMomCJ8XyfurqYIt3O4AVMFpQwQtXgCNGzy9W/WCrX+UVYgOXhjq1JljXNLulUjXVCEjiC7bET1ezea70Pw32u8b1YJkqbUCtaJT7OFQ5VfhKTLCPijJXYHxYLtf3a35HKqkqe/6gj4AfJqpgYoKZ8kkxqpRPsF/DEWfcCS3cBmQzEYP+rGJL4KlY7kTu1Uvyhzv4zT2nNT1U7U0MuNTwS1jxGWsOUpal7xavrOv60wVvdOxoQhafYWqkoTBmETbi6Ur+UrylKn2681B5tyQ6N1CHmXohV1bBgFChMXC6mtbrtYi6moFllZTsSSV2OYrD45SaaH1xO3CYu1a6S0K9wWBu1NQ1Dk53TqmX8UnEpu+BhP1GzO58Nxpg9VqhsThHGE</text:p>
      <text:p text:style-name="Standard">P6sZKKbYEIeYYUIxtuV4HA+ZwMJQIohNW+eUpG555+SVj71Kj3qM62owP7TsARzy8x1ThrZtQB9ihkW3WYFk7J9Tv8uWdkiVUZUFajIuM0fhRMqxtcWjmYxbt/LHF91xVfuDUdWplUoTkFY7WInRthghpEdztZkippQ+1C27WU5hVRIbT+VBWcDUTuk3LSXApAWdkuFsRGddWCnTReZ1d2pqmCtVCrE1NJ2vmabBST/tWpjstJS/CT8k11eDZ4HAepV3FYKzlz0DF1snmmsAGjXvd1pheEVFNSuhdMErVRhZNBz1Rj2hVuF9ehZHqZVNc0NtNGb7ic7ukGYkND11cRgi1VRA+zFnB5uZF6WVmsCWSCRZWzYUbAmCmpdpmYiVWJC052yTuenRArohRGM4UsTLNkVCdOSvpCHnkVdjCrbhhf/ucYequzc/qzqnaXjnE2Kt2YqZqRFmLmXQ7rO085sAGyS54xo5+6XbgZkUUpX/tqfhZaHdy3uGu6q2s5I+aPkfF1tYYatjS1KUKxpUmVpwk3pxz4XjJ3oTi3VAj7sJ4HtTTbXk9aZuQNGmgJpiM5pNk3sl2jtqZXt2b2ukRWwnBHwmvjEd/k/xMRF0sW72/W09bTOpeZS31a6/L60fU7nLXW6qwpxmUIkP27FEc9W5KznDUvPmkLG4j26uJRkpVJjh+qzP6oIXwJlhs7G2dUKVlsXN7a18O5E+TWgVW6lUYXSWSZlbj4X+Q5X+55XLB6vXJbMJVXfrdJkZsRyaDzm/w3bLg5EcJcu5YO1ZCztZgU37xDZXKnVv2g8zzSFxs6wzplptOjh8GlNbtgdZ2A1MD+vzrMEu+EVZGk16GgUQdflXaatEHFtZJw4NIZ40zKGUDy1cx6/yoJgV5VhmRmeKjP2CbdG075u89VmsINFVR4u4k3H3yp236NB71NF5izLaOhmTzmt0w6Gwdsm6ILpwFd93Gh7WYHi0AMMuusUxSMNdgFvS6/JyqldyuFR9AW/ndyFNdNtcXI201slMeu5bURv9RLM9nkBdOQUK6Ku3VmkOYfGVXJlcxeutYhTYAtQ6K29EqtYEEbuxMk+biXnJF/F1YcBq3xvaQvj1JsuZf96bTX2wfIktgke5mKT/h7qha/tGubzYdIhVvidZmHVdC3lLOWeM8qaBrQLzHFplZlfJVNmTXdiS2HhJrCpRHF2Jkt336QMBNNO93lYVEsLR+dYFInWlukDk3FsBmuq3mPiZuozsXiQ31BbDXhcrVrrboiz6u4WzJKyQCrP9mllt3hgtOH3xvX/wrUjNesAXzV5daXL1ulCjWMKdlzNTUZXImhKvU/+/FssZmDglenKFmYPjvXxSmLOvmb5E+qaxZ7q9fsi+Y/Ch0+b03F0xucPBu56Fp6WYErs/GOvNHqnP/Ri/PH466klxU4bqXijW3t1LvTH5+cOH/1NlMrI9in/NcXmWB5qduD3ug7Mru12SiXtx5dmBWOlkXdGnybZ4D77MC9vuvoPox7s/Z0LhZfy/4pbkW07JFfMFm7Win9NDw77AGYtNPeYn+Dr0YZafiZ7dffWMkUpsR14qtT8m31kdk5Lqp70RAaIJT2WCCQ4cGDBgewKLpy3hB3CiAUTTjw40SDBihQtWlxoEeNHhRTZOeT4UKREgh4fsmToEiFLkhtjYlyZMmRGiRIXLtQocmVPmxpJzis6dJ7QgUZ1PixaUuNMGvLyyatq9erUqjYsPL0o1CnYJQ4dNiz41CTPmi6NOhU7E2HSkRTb/jQ71yxYtnk/rjzrNu/bmTO7En1p/9ci2aN/Ka7Fy9hl2bxLVTaWmNgw07EMn9L1eZftYploFSNmyLQjRqg3aa70XDctTtU5U5tObRInzNF8PcMOPQ83SNuMmV7MHdy1YOKxYQaPjZzlaprE+7Jubv224cDFh293iZwn0sCogcMVbrco9fJKuWt0WHviQqlVqdLPSlWeKCNb3Z6mvBr7U2WVZZJneoGWFlFd1QWaZpMh1qBei7XVoEptFTbWhGIRxhKFKbVWmmj+xRQWeW4BxR1o2JXm0DkYGhViiY/V1VGA52lIoYuBHWjdYWrt1JJQskF0EnQjTYZgYOA1VWR/ybHnGXsocdeTSX61tByUwCFHYHRUiv+onGw9cPlcTWPqVtOL4lEm15WpASUld6t5qSJUX0lH23hFapeZYYW19iFGfv23BA3/3IfVVfdt9Q+jjTr6KKSRSjoppZVaeimmmWq6KaedevopqKGKOiqppZp6Kqqpqroqq626+iqssco6K6212norrrnquiuvvfr6K7DBCjssscUaeyyyySq7LLPNOvsstNFKOy211Vp7LbbZamvqAu7o44633n4LLrnupEGuPumK+2267LojRbnsjhuuueWKe2+48uaLb7z0uvuvvfbOO7C66K7brrrzpuHuvgYzDLC9Cwvsr78AIyzvw+D+e3G7+2as7rkK38tuGOSGbHK9KNP/mzLD5Z7rccH6ejxzwBrTvHLAL38bxsD8lpzyy+AGPXTEKwctdM41H+3OzyrX7LTOTLucMtBFH700yS1TXfLLTVOtdNFJIz02uE0f7fXTLy/99c5Tq031uV5H3fS8TtcrMtlpl1vywESj/TXYNo/79t8sG+0w3Q7LDPbRENcdsBpTPz35uhKgsc4772Cueeabv0NFPjBY0G3H+mKszz4Jh7vPzN+mbnrpp1ts+siyq377ugdffHDuGI8seL6l1x578MO3m7ruvNNO+++w07xx7wnPjnDxqN/uevGvH4y89Md3X330sCP8uvXNE3967crfizzruLOLhPTKU59w++h//z976/mLb/Hq+bdfve/u1z/v6a+A/DvgAD3GvfRhjHytm5+34JfA90EPYRLkWPDgJy/ykS+At+Me/dQFQnFpEGYThKA+Lgiz7gkvXSVsof309b/4xU527qif+ZIXQCQ0IQCZewcXMhdEIArxHRTQz+giaD3Wse+G+YIf/LiXuii6ropOTCEWo+hEJlpxii7s4gA1WELtsS+LWbyhGaGIRSxesX5qbKIX2ZhCb7XPjexqnxrpuEU0bhF1fXwjGrVYPi9ykYtqFCP2mMjH1ClSkX58JBrjGEk+gjGRZrTZ/+AISexVEYpXdCIJEybBMn4xkF90JB5pSEVDihCLrNtjI/8p6co/fpGKtvTj68bYRTOakZU4JCQlfalHXgKSfHnE5SwfWUc9ltGUwpRiJN3FyGGmUmOI5KITtQjNTj5yjYh84SuX+Us5qtCUsNzkKFd3R1NWUZMa9CY315kuQ06ykV/kJhorKc47WvGRhzwj97TJRi+6Q6CI1EcFflhEzg3xc0cQ3QIkNi4KivCKqpuhEqUZyuiN7ILjVOcwP1nKNVrUhBW8Zz5DKcPavbOl9FsXRuX5Oxx6kIYypen0pFnTkG5MhSMdIMACSlHTCXKk2rMkPxno0fVVlJM+BWlT/enK661PgcvT6QtnRtMHfnKEI5SjSbFJQ5wqcZgkXem/yNr/TbOCk4HOW6slnxjCSfazriNbJux0mb0NBg+ZVY1rKy3m0pE+FaxHValIlWjHvvoPquSkIFBDildZ2u+wSb2sRrGYUCFibh0N5dwRIepMktZvnVxsJ1MHa8p/1m+xVZTnGnlJWgoWcrTahKoa8VnLzHa1f5m0ngqB2a5iwrK4Q2Xtaq1nWuPatpW/tKg9R8nX3b6TmeLKpCwFScttOhKcpqutaSG7uzTyko6GjSYV/2XQtdbWi95lZnivW09K+naPpyypHdtJWrqes76Eldc/AwxJR+ZLrIWVbDCTW2BcdpW2VzymIvclVq9S8pY/za8z5Uvbx8YTwM4952kRPNzA/2aXwzq1bizHxUoHs3idm/3hEIMo43eUQR5b6VbzKgxWUWqUwv0c3kblaMcLjnFdwZWp+w4o5L+G0rt6VeZMNybW5cIQgOHl5FvVu+P4fRWqfWyllXV7QQ/TlMhp9VhWT1xB7U5ZnRglYzblmNdNxpF/gMxymvuazMTOsKiMXfHwfHpPlP4vyGcWHgix7FK3Lq+0q7wrfLVbPtjuNaaXfaHzxilWycY2o3JVLEVluVFJeriu//xxAEOJ4Y8OVM4pJfAmuTxpCmK6uvdl3Ys/y7kfUsHGowPmUUHo3m6WVokeXe6wnzxZEgsV1GUFLjKfuV9CdxPMaqZpIWn93cT2cv+qrBzzs9fLygwyeMKjNWuon8nnihJUHx2QAbwf0Mwlqrre00StcFWaSG4buIaRhit9933a784yjrecZkxdmt8em1PWt721sY9r1Ib3MuJF5mQsk83gkU70km8l8GHbq+U763i9oU7rknusbbsOOLxptqSylergYScczOYmXr+v2/L+Xhmr7LbqizHHBc8ScYi9Fm1QexvDdLa52eezNrb7+OxtphuBWc7nY+ubSiqyFeCdzne0l6c/4U5af1PFdO9iCtRjvhxmXO+0CEMggUYtIAQv5S1cdYq/eSq9gcm8Kc9Zul9Sd0yYFTSgYl9NbsAiuuBvbXupLapBnObWylD/XeD9dordezPV8Nb285kT7WF0o1m5Ap1hN99O+jJCGMnqrDxae3vzq/6b5eGWLWwL3c9ie7yPmB/zbXENY4X+cHNlEMWNz83sOJv5gzoGY4q7PmbYLnW3/Tz9fKNffa+n2rUWb6pVmxfdimM+yCIH/evLnX5JztCOCE+umgXqbiU0igAdkHNRoWnPiL8f2zPXGMOhlPONmwCm1o6R2/jZkz0RFT9dHDfBXtItYHLdm6LdTlFtWPDdXT2RV8YZWePBnlYlmIc9HLJBV5Mh08MsD9tdVOq5mvRUn/KN2LDtHu/oH/llmm99HZcVVAuCGvWdFapZE7EZD/y8WBFxARrM/9jnyAPSQZpQfQ8IkSCneVrhZV0rrWAFXhv4nFSp9WDBJdei+RULbiDT2RejGWC7gdtYKd8KqeHluV6YNZza7UMHtECj5MD9QdvooR5T/U763JwTwp0uPVoLSR69fdXBAWEc7lB5/d6ItU4Gop14qY51EVrAkdzhOdJZARD4aCIE2tvfTd0mFl5JYUzzZQ96kVfp/JZPYVoHXhjtwFqUSd8kcmLGUdpuRVwsqpO2PZvjjVbUkdco5drmdJZCUYCvLcC+aRnMXeHGeNw2KRjUBdxr6ZizCZnjjV/lYZcAPh0nlWK25ZhNhdB6fWLkdWD5+dz78R0hydNSMdIXwtoQEv9UB+yAoyxAFPTZjo0fN0nbp0EbWYVYlzWjMaWgLiKQAoKh+sla4mHcBlKVM1JgMfVUVLGTlE0gAzZjOSrX6FFXrAnexbmZ1I3Yw+lYu+3dbrWWKbacoGGZuW3at02a90nRDarh3e3ZiMkgO1njTaodDdXbW+mRERYdURqREUDUwkSkl32jM4Kb032VGEZdzslkR1nbAz3j9eWkQv6Ted2XBXbbRvokSKoi1vXOdrkguXXiXdGe+6Qh9NDho+ShXVGglpkUwbWW2/XeY53azLxjeXFgKLoPV5UbkuVdBmVYm0WeDDUiYqVkKbLg29maN4YLX+LUCCKTU+pko1kUwfH/lHkhV7tJmBDWWujFVkzxoXJtYd/9FmNB5kKeVUn6JA0CpPllnzR+JmZmkeXMmOe8w+UEkQQcwY153AZd2QbWTr9l5THRYtppmCE+GfYlJMiBXzp60P9kVYqJnWA63p1p3v9Z1kWOH4oNntaB2Cj+FjZ1QFzCiw3K1du1Y/CJ1GNpIkzNlgeZnGFWo03ZW3PRnPIcm5nxY1CqHysCYVQVmaUl3qbpXXGho7+9TkzamgI93wnSJwcC1YJCJGJiln1tnEaBWoGmEsJFpXix3oWy5SmiHKjB3lZ1ZItC5MaFGQ/50K4h4dA1FBeAARMm0Uu55QQVWMNNoYE2XGauYEZt/2I0Xo/VPeV3kpenTZnL5ebBLWJMgpwJnZ+cvaX8UBamaWfFzdPsqKejdIAa4GJiHthJmeFR/V8fnugfat0g0RJfaigLneCTdaUtnqVNmldVsk5uTRs/gR0a8mSasptempS4VaUu6hnoxZ+WSaeoaaCFltbfpWOkNkwFseYmuZV5JaBztiMv9tUKluSANWhueuArpk6uER8RZQ7oQJQaoJ99kqHFaGI0DlubZuirUSdVgml8Alup8p1+TiYZhd5j5pCUxeNg6tstieNljqhHvmP6vRFxfmi03ZCYNgqZAt8+muCITqlXaVs6zh5FCtSRLut+QmqyBennlSqwiWNV5f/bwJklN+6ZVZljuk0gu5JbdBZqIy6mIrUiYfKpHm5hj/6drbEZDyZQ/yGbt90m1f3qJXGiUTHg5mVppHol3G1nJcpcQe1m5/AmEGHOESXfs7brlf4d9pgVVM7eeN4ewcLsM1LskZrZ9wmYKKIexGFpaAZVPDImyvVrnrmLoBlaxj4jcgkrwGQro+ThpMIVmu4duYqkI/JfbPmsJd0isO5plg2gCAaZ+URnSlEk0X5pVpIZTkZry9WpawKa2PnnSSYY5lUhan4j6t1SfPKP+70g9RTrFtYtxbYbhmWezv0qw1KjhOLqqZ5jf/KXY9LkPtAo0YVs5qBB5lBA6PAoajb/GHwlpmxh178BaS7GDhKsARIggXtVjBQ8V8NWaW0WoAexrITppZfOrvwZTw3KVzrqjAyh7j7sA+qaJi0BVoRibEfeGdP+QwdEwRTIQAeEwIJ+2QZqY7d6ZKVpmGDR0rPpmdWR34YmbekAaKBq74DirTOuIU0u45xxrXMa7pr+IW2u6QG57M8umLm24Mtl6tk9oooNnt12W4g2KDVyI2KSr/jg6QKto/SilU75KEra7/xk5VAi4RFeLhJFVB3hJNVNaNxq6hxa4QPqw8IALxJQJup6SzsclSTCK992nX4l6n+5ocYVL1SeU4AZolw50sL4gz7wcAn38H1uqQNtKvrQ/1zKvWDyysDcMUrdhQC8yQD0wqaSxS7n6extzidd1ZBK3hZoVhtbml1lHpotEugogh/EiXGZqWI/piKeZuJ2fdKbSidcXSwkEvEPkuIUvbHeqlpdotzh2d75kK/3la/3erD+5uCfgmDuSekXMhxrCp8Q/WbxEVFwIl2t8uR6cfDlgWKuIm661MABDMIHmIE9mMEQfMANTEAG6E4kZuNOrtofLx5lEWDsChAtD6ZWcl7pJAACZAE/2AMwBzMQYMAPVECd4Sw0ZtgKTxd5qUHyogAB1F8HLADdRYFjtZcAY96QuSAKju2ZkSDX7qfA+Z6eQtteNeSFzm0c/6ugxSYfd/+faoqunM6aweYtA5WepnauN5vvkz7m2/4iksaWO2tcCGvtmw5aK4cYDGXlywZmR54oG50hj/FhsRahQuEoEFlujiZjGiQkjw3roM5VC27bBntoBhzAKAezShPBBjhABnxL0X4xM1phF28jlQVP8RJX+cEnYRppA2YRL2eBSg/1BihAAjRRpqal+CQqAatO8j5KC6AA/TGKEjzvE8sbt10VlV2t7u6YmXVn0o0z9b4osv7x/sVal4qmP8YiwALZE07rIPU0vWHZfz6s25IZRkpaMHHzol4kU6bzVDGQUL3ZnzEa5KUaQIdkBFcltWJhKXpyd1omYm1tt10mU0Ly0HH/1iR/zgWrz54JFVfyLQEHcGZV6z5EAAYQATATwQD4gAaMgAF8gD20dAYM4v5+qxgesVoVcWTtL8VKrSJiZZTpFkwlgAKw9A0ogHLDtlDPtku3UYZZH63CTAIcgAEY9a4K0lM7SlTbI6PkABQ3ihJAwQhEQG5m2zHla8+iltKWK4mGT2vOs6e67vyIb0GX5T8TIExKI5yJ5czizmB3KC5Ht0x3NU8RKGObs0wGt1rKq2j/tMIRKXeSMdZClzDKlrNqamQWLOn+m2MrGb3U2ZJxkRHiaBISERgcJY+WcIZq6ukQ4JO6XodlZrpEwA2Q8gZogBM8gT5IAeoEgACMgEuv/0HGYmqmHXGAFvDCyep8Q5teG7GD1uI6GjcRAMEEoE77RIAPDIE9GMAPaCXfVqFWfeEEAEEWaEACpEsXfBXrbHejRPWjyMAK3CEJ+EAELDMAjidTUm0fN/bHlSc2g+dPwii/ztY/rtkh7qRf9zZO9zZ6O7n38tMlNyypevh5Vy/FBWKONfWGnnXp9TW3hXpwT7GC5qtdxqseL/hSwrWEJnU/3vYlGhr2DOXk9mZwmiwLemKU/nBpziZAuyR9zcAIADMOTEAFuBASjLA+rIHp/rB8b+UOVqx2ytVfg7VJqQ88quYu4mU6NgGVf8AEfEIXdMwPGABLH0BtXyyRye1Hiv/QBHxAFmC3/uWLmzMKnDsKCnj3P7iAC2DAncdqTRqm+wXcNQ6km9YwVQU6Ob8rPBZtgKdk7+Wpg09ec90eWQ8oextwa1JkdQ4of2kzgf9bsXqlwYbXwGGnQM+1493aDUafpP70WmvoK+0crCN6v+ocCwcisVXcqg5fEHkWBTzU6HR0NKGi0opqYG6fJE6lHmWAA2yAPeCAADwBPMgLD6eOP/h4D0vmb9sp/25epx9oGfv5DS9oWAa2Bmbtt/DyKU9ARyd7D7N9vCcAUx2aePH55L17FiBAmvMUF9X7P9z7pOSAv6/B1eH14EYpb8Vko0WpeG5nkrHwiB740DrXDXb/Yu0y6JpK7OmNoqDBrQ3zmPsO7ybL5nKOIRCab3aWnm7teTeK+j03UIfC4OHL8Tt5sFtNaSCLGVi+5qftVYln9OYMUcnyqL/c71d7KF4La4M9uWmxzhrY+Gyje6xOPlJbvdL+LhLwcKyqwev4+MIQeQ/fQw+P+7sA7w1J5Liw+L/w8KunEA8Fb7vAA7g0wQkju/fzOhXFqj+c7ukCxJo0+vS5Q+IujRokBAs21JdAgZkPE9wxrJjBwYYsCBLsq1ix4cIu+vb526fvIEOUBSsiGegv5YQPWTTUIOiuYsmVMDv88/kTaAsUQIn6zIEhQpMwN08uXNi0IciWTFd6vEl1/yHBrA4/QvVo1Z1VrldBOiUZ9izUp2HRPl25NmpBsVDlpn0b12LUk19X5mxL8q5YtFOzSs37MS5buoDBjjV8Ve5jyZCl8vVr0Wtfql/ZRo4s2PHVtXu7Ik4Lku9CwkzR8k1tlzPklQTFujV7OzHezoM14y6MFzffuL/JjtV6t27shRXeNeey7h10Ls2pgzECw8ICvydzn8xpfLXqkA1rd+dd22OQA0CI+IgghTRlsfpMBvihgb09e0MMJMkwcp+FMNpgAwcimMAAIvbz4Ycn3MlgAg6GsCeLAQ5Ao4nIBBiACKQScIBDe4jA4YAEkNinMSQgNGADBe35YIQfAkDRKf9/nohghPyI2MCHBgLQpwl/CKrhgAEmJAIIBWZAUaXguoCIiInSUA3FGoRoUYEE3HniRHecUIBDIioUIgH6/BFSnwAE8AGILEQEYoQU3NlQRP3sNMO9hewbIUQXigIqhzP+BMoFO+0xIIXQtquKtcQ4865RxVozrq7wGJ1PUUoRM02vvyKrzDROb1Nstk1pmwwk8naD9DNJMzNLN48QC45U3BYdraq/LFP1s9DsCvW4YMfD1SxITS2vMc0Qm0+83Ex9NlewpDUVPNj+Ek+8uVLd9lVfa8UqsGglM/ZUj5ij7p3pnFtnOjSokAe7BQYqy9rLvgUtOXqnOi42XpGDKIv/IRTIwKOURtMXCYg2MNQeM8TkIIKc/Kkhow0QGGFCQz9IIgIFFq6TQg20ZGhDMzBwIEGG24sYJpK6+IEDFxneIMs1cHrQgQ+IkNmeAgkmqIIfUtbPxQGSuCKsZpdNAIEoJ1AViRlGsAeIAyo4Mc0JcOBZRAMEeOKTgyD6oE6HqZ5gDToZFnGECB7SIAuZcxiU7qJyMBTRbkH7qLNoHRqWvL9nvStbTYd1tbVviQ03VEj7LVbSvCS/t7RHUeJN318p8/XS89ASXCVgWTWMWtLzrVRVteKyvLBpuQO2ONf6/s3TxMv7DlfZSfNK9K4Ch5z34h7T9rhbNQOOUaWpgh1a/1y3W9adc9N1</text:p>
      <text:p text:style-name="Standard">jjo0qKPACBuyi9z08oT3e/C6PEs1V89QSmOfCHx4sQEmu0S+oQRGcHMDAw6YIAkfFiYCUX3gw2gIWfhA/RwwAQXozB4c8MEHYJSEA9xgYVX7UVg2VCEcVEgBEziA/vTTNrAITUEfwEASJoAyBdEsAUJ6gkx2NIIDNOAAGBiAAzKAhBMJrWEzLGGCiDAAARyEXvGBkpRms0KyIeoT+lDDExowAH7wzwoGDBGiBhKEnFFtBBOYgBU4gIOn1eAEAjhgFrIoAAFEIAj6iEDMePRCCdQNjka5QRLMGIEaqgF2ueOVYSxXmdRFzjiuI9zfqrWtaoVmd/7aF/+n6LUW5zlmdLL51qmu8hrVmQVafZvKowwCvkHmDnF08d3zdHOa4pgPNLYJjCb/1rrjYY4hWREPsDIZSEBmi5Gb89tr7DWt3Hxyc9fqjV2AB5ixNCs2+5AedN6BhudM5znvoEA+4sVHV42nV245pjF5UzhM+uspHjkBBw4lAJvpbjZnsSIQ7DGACXDJhk/4wQ12hIcEpAFn+8uTP9RwggSZQSIHQNo+auAxPEXAKnTakRBqYEN3BGACA+jZAQKAE6llIQt5Iog/MlCkF73TH07AwBA+cIA0fiQAAWCDGvbhhBHsKEveycCVNlKmUjnEHxCRyAQKA1ED9MwBNUBLCmL/BgQrEAx9CYDbBoSQgSassZ0TAFCAgvAjhrBQZKHr2AEI5o979CSOdTuK2+hysGRBjzblW103S+k3bE0OXIt7jVkp15jS8Gsz33qMo4iZOnFNznW1lI1Z0wkX2Mlnr7SUHFd2NR9hYsotjxuPXXW5Se4lKzaIc8jiVJkZXuZlK+XxzV0Eu6rA8at2h1Gdpl4XTLJc016x1If0oMlM6kxHAkfQnnb6ZUhplfKanUIdZf+yyDUchE4GOAG5aBmgFNzgo+7whxTogz464UAAAxmQPbBbmI4uLAsKsEmAkCAAHBzqBy2hE00SMJKCIEE9GhnBDLYkkwS6zSFSGFCHZqBG/x8MAQc/YEiGaKQPI2YBA/QFEn3W2EMBBKlVX4HSBjigAAtjYGs9E68UBHQAAsV0IWkIgwASxIEU7CMFP4XYiWwImNZg1aYtiQISMoQTfYA1rIMa6yl7x0mtUOtglQxiatd6HNx4y7WGmwzkiseSszL2sbBMFb6gF2Te1EWVTPZWsjqr2b5m+TScJJcgydfIqJjGlZsFDF1by9jfudm3N81ULSv3uVUZslrobOweiePHYm1zroD7M67GYhUxRw9dt00XM7kABnhlp5VhRs0foUI6yV4meZB53VdOktxEnWXNuVqIEYmAifaGASf7yBDTdmTSLux3BCmkzT7o5MOsoP8oAhgwgw9JJtEBNKAJTfiISVJsBq8lTAFIoihe9+FP/pkTRx99gmhuwrQNTMQkWsnplSbiIEnSB0piUhARjmSACWQgLThy8FPQl7CX+tAdKX522G6CNZDIhL0v6YAM/rGFKUSBSTjOsd1ugFAw7wp0W7EyZmZXWdaNZ6+cHeTDLSfmzbnScYo7zOZ0V2eEI29RpitOcDQnSuA2WbBt5SOoYXlovYT6t6txFmL7yPJePc+ul4R5plU5cmxOXFemO9ZdS8W7J8t85qD+NrC0PK7Z3pZdzZGO9d5Bhexlp9KUeiueg05tSt7Ud6rp202Su9zMFSenChjCBo6KhDUctwn/JwkAE4CAwn3MdANDoGFBnhAGWkv0BimQgnT1kQaX7loAcqETxBBiY5yItELZjcBPB/CDe8RF2PKLUgP0UdAWfYCGNlRDQdAHVROrwe9aGRBT0R1lVnOth0kIgJDgo48Ktk0hDMkp3CaiDyc0rZ3+Qc0mYVyQELzxJxIAwwFGQICB6xgp5JKPuDbd4yub9sixYk3WJ5PkmTPPb6jDdB6pz8rwWTpcobWmziPprJxnurG6+jLMg76sP5aS+5B568vlykoh4/X/Iu3Jvg90giidbofH9M9ass57pAxchAPnMs1SBi2dOuU1Lkd6bsuZqEeaqCk75kV1Mktbak7Nqm98/1xjdYaFpfyJuwSAuirCH4QpBvchATAhSgSgkx6DhTgin3wmVzZkZdYgMlgN3gqiZNwjL05iiCbAH2DGHm7gBNIAfUAt7TYACN4pfV5KRD5AASLgCfBpIJyQa2YmqGwmN9IOSSgiAHBkQkoqAJpANdRmbQxlA54GxVKmh7KkIvDpcrCqBuCjA3agKEqgFebm+ewm+iYw6aYCd5QOehwHuNBpX0rwmmglBCeF4pgOcDapr7oPcCAwM3QDVFoFL4bDrRgl5L4HdZBMKrpv+HwprmwuzAorr1SO2nxsN95rmDLLyPqqW0arcTIHBYFxERsQUghryWzRd0DnlCIsNNyCtv+kDl2iLrdsYBEWIFlOSeEisbicbJRczBR/6zPUxww2gAlmBOyWZwYwwMGEbXnKawAQbAb0ywHWbu9a4u/sASmQYPQqAkp+LaE4ZB+7idV6r4K0AKFisCCEREUqBgqECtk+wAz4YUFSgA2ETQ7nUD988FJWQqeI6AkopkWODWvsSyPt5AMaANXcQWpaREw2YL5ubR/wTWQqogNa4E++gAoOERHxayv8zBeHD3l6i+USaW/ASVlci+sKSeTMLM3oJeksiVRKSXmKSQTdbHES0NIMwxLDDpgqLpRYSbQIySuFLubejM0c7s3+b+V+8uRyKXRUZ5GOcjL07HOKbhkNKSz/Q02uBA2YZsmvftJc0AWaFk1dGu3RtIMv1cq0LnCtNm2PdgfNIA4lFIYIRsAJJmsqSWIGmsaHRsKV4LGmHgQKCGTvtoJOkEIIQUKnitD2OMQ9+lEsNC8lkUBosoADZkDY4uNB1O4Kn0AI9WENIEKi9AMHGuAJ9gGHboAJzMg5n1MAEmApWtEhCpIiaMMJ4GY0UQIIywg6nfMHakBITMIfIgAB2GNnOEDAGqL43OH4eDLHcuAGFMwZXbHJVElUhql5OvF4uuwXqe8UJdOxUAdWHisp93O1uCfJPCeSBufgPIUxp6+tSrF0Lk7pmkXSRkcq08qyCpDmSCW2AAkXe4Xi//7y+ijpLi0xQvdzLv2SVTz0e4iOGacvPtTMLGjLthLtHXIrXnIPWiTrl5pOM85yyoqu3gKkCyIqqpKTPsrsvdxhwkyKEQsiAA7gAwRGS1Zv7+QCHk0GoaZCqRxM8TgEIXFJjWLm2IgKvfixKxYiTFOSLaSgC3DCpwCq4PSh2PrHH+BBCviUT3diAWNwCdOA9vQBhz6gCoIgQIAQYvy0T/uUJVyik/zu7orkiWKtZWAMBh/gC+AzjnaMOAJT0sRnUySzkh7QziTU/AppRn8JWvzqGOPyLY0u1Ci0zYAntUBjQ5EMyihRlCyOAvsveIQxF9evrfbPK/0zsS4UHJtMyP+YC67wrNC60TtysbJQK5HMlK3cLywvsUYP7eHOrBetKQPTxZnYZQMRc7dgVRZbR5geAy6KUjNlhTK3AiVyTUT2sfD2FWvg0GaqVL7aSytoBEp+E2fsMQP2JTUjIDgL4h8bYF6A0AB+QCEChLpe8wkjQA2yM0qs5kxOAn3cwdmUiyEXovbSwNngzaUqZAICJEAYFDDrYgknbbsgBj7WKAsmtgJnrUm7JGmYiENu4Af2gbrwLUtGbx+iQAJw0lPpZqxYbESbEhz/zFQMq/0UUXwsCeh0Dldp1bBYAi9/S2tRJRbfyl6b686Ia/6kciwhiVOU0haN45tSif5e7rNCc87/bvGWyEIEAakRwfUvbe6uziNwAbN0iMfO9sIumHFZhQsuHUWvetHQcFRHmcnqdouWvFL84rIbe2mPHAIUG8XAlPQyIyYx/GEkTCIMnNCdktOGTqIJFi+99EFL0e04SkY1wTQieG0h6IRmCOZEjisBRqpAamAN1IM9Cg4O3eFiV2/DUsp15UKpIu/uMiILMCEzC0IKprDxbKzmrDNkGwJnBYZgrC28xotJmBcxAkBRuaMg1Id/qsEMWQgzC0+6IkAJmtZpC87kFrDrxq5y2pXS/G9wyXYpefVa+Y+bxozOAu2bppXhAi3SSrBZpRZ+/DJfCiYoFZfNAIlAHfExZ+4s/yXXQMGDzGRrsAT3Wu1T/oarQqfVKFM0cKbUxvySWLrOf8OV6zClLBCNMKOuMDuwmmhVQ33HcmLHtDBNLuu1VzxPP4zGdoVkH9QEA7gqDDyPH7zIQfBJOdmIq04EgHzQLHAXoaIiTHmNINRmY4KANYXgiMypIuB3CJACHm4iCJJAIrsLCVIAE6rgCqJXTSsPJZzN7lRiBhSAq+jN0tBwIkrDH+ZOZ7ArjSUK9BL2Jp4gBTRAAExCAEagAa4mIO9ro4Aw8FRCAKBAB/T3T3LAh37LcFVxG2ElBbU1hVHwOwAXWNe2W6dyK09nlxyQ5tTqmzTxKmknlOjvAkHU6ypUsf9eGF6HdDKDTFTnAnAm1AKVWVcbjhejzOiCLuteznMJK15rSVuRBTnIcunG55eGMrgANxqnkXqwB3NPrkChdTUgKzJreC3lDDG2ayM5YAQUQIYWxmfUIApyTUFw835iiKARwAnSYPBqV1UWVjYfItl+bUpec0fyzn52KISSII1GrYkUBAgwQItQxk02ZoJSFgG0CEzEJEsOQj3IJg+ToAEc4AYQdiQmCUojgoi2Q/P4ax+C4Ur2AwcyyKOvcHs3hD8KaAI0QKI2gKsK4hOeS0Ru4AAOwAFmIAIGwQPyV5V/IgeYgD+yugvt9l7wUnBGVF4XrsgOi5nX+YW36chgqc//ZjlDoxWzbAeuNDSd9NKCxVKG0amzTrGYiGMEpdVvFXCRkqP88AUpuaw7jieBKxsXERCdfZU/z5J2IniXF8MuZUcrXfUsMhCINzA6hHh7ZrEqYbVYexFFM26bXTktSiIIImoMUZKrhFANWtJOZGYDREZIpAvv9A7dwAII3cMwiBAHjTBoMQCBNIarEGIluoDEVEZBLCQD1iBsTgC61mYI5qssvssM1mbXQNp9GYsGm2Yi4iMlgNAN1UBhyhtkukYARi8j7QSFrmKm7YQf3GOFcEAZnC+s/2EH+gBvTgwcl5LobEVWC6cuB8lSLI5tAbRrTxQzNBPLJFCXXHTSlKcl//4X4Y7ZW/tTWdS2mePWhPVTtrLPsrIOb+lMtnwM7H61fF5xlzs4G7d1/hz8VZn1O7KJgBMYxL+vRLs2Mt45taenOXgU0vSybkE4VfAzJL4Rst3iO+BVLCCEA1qEaAgoAQaPJFzitqFbRKJkBE4gAGovQwZkCB4SjxrCvLz0IJpienmt0wQyjLp8C5HiCUxilqD0AHAgYzZghsrEZoRkT6Kbws4NVrrgRhAAgcjNABwghXpYlKAUAQSIpyrDhpy4lJEgaDAg70SkfkrkuO5OADCAnfTjA25AACrA0Ayio0IES20kBUagAAxRlZWAAAzATRDMbbz3mOPVLbGs5Yidrf/9iHE3joVlg7XKj1RRdOO21loH5xFPNHw20dkLqX9pu5u91rAlfHlMaVxSdTJXcZW62YQD2I+e+ZUpRRmX+BiFjuP4um9je1mFlbS2tnNWeLE2PAMLczrQVV0/ECxBbt27R4bNZ+HStuiQ4Ey6ZLhdAn1oBCfOBCYknjRQ7yqWQkgyxO3sdfSkQMw3iw8RI7kNDjCkkD72NS3iDp9E4iSmLe4MwjuOyyncTiXA9iZQ7UTwyB/cMSWE62+E0CTQQopR4kT2IQ3ezuTp4yTu4fIkHiVetsWaniRedDUNQroAnbqiQOCa9gui4BMypPDO6ZCeWRc/jpRkcco9ScdJpcL/LzxqJ3s1cI7I8C/8Ftubw3b9bEfjsHLa1/mQVLEuPcdGTWlejVTmwG+AM+5ZA9gtCTuvF2d4lnHhg4cAt3FKCStvZziBH9HCyZ0tKNd6crTqrm4BXKvntJ2ElzlW2VlYNmXwyIu84jzph94suuB9xLzFQGL00uoE3aEfYwlWXPYtupOsxI4hdKKHtX42lt6GagzUZqlAkaALFJfpI2UxupcgfPRJC+8k0OTHDAIJBu/49xUGNY0fScvpeV4ftl/skOABFiCs5WXMQX7DHdhIAUKfO30C9e1zd/AgQYEKEepDYhDhQIITB0IsWHHhRIwcB27sSFHjvogjE0ZkmFFh/8GOIyFCbHnSY8iLC1+GXFlx5MaXGXFqXMmzIcaEEks+POryKFGTSZnGREkw6c+JUns6tBjSIUynKjcOVMkT6FSlGWWC9LmS5FGsbG/epKrWJNiCKkdyLJg0qFqsevuCNAsYr8GjFd4ZNsxlHZd3XNAsfkchHwwLCxw2lelRp9qqYht6puhULEqTEn8O7ioyJsyrCiG21Xw26t2BAgYQ8REBrue2mGW7TZly6NiLgXNq5QjzqVCCCnXCvugU69uZN10/APMvu/bt3Lv/U9LhJNG/v6EWLZ2xKuz0SI8ybL/0/Fat8uGjP5tZ8G6us+/aDCuRawIFVd9X95G1lH1Zyf9mlFX4LdibaT2F5R5elp0Emnz5vSdgb70ROJdwxIWW2YUJzhefUBuutVl7SXnIkYBzuVMUWdOx9FFZ/g32X1zHAVcYYuscRuRiZchjwyKVpTVRdBjmaBRx730l2FvJXSWhfTIRKJxZU540Il0GkoReSZbVdlsEAorpm01jQvXic9RplleGzrUHEoAhjdeejnDhR2eLYUqZRgdKeIdodwtEMZuZjl7o5pOg2SiYgQmihWWWPjkIo4SOkknaYF1mCSmCnar03oJMskhlh9MBR6JAlpr6qV5yaRifaO5QOKF7XsnWlmx+mYQWi5FChVOonD6I3IUDZgjhdLd+imyYNw7/i2WKJpZGnp8crrVPkIctRu6QhlEhz2QLpAFqhMYihZ5xmu022n3Z1ocWscHJeB6bowooJXJnoalFBE6iNhRfkzbZFmfc5jRqTaDGSKl0cPmFVZR7FrdwlftE0UGiIv8jwQPM1dhpf9zq1WtdgX0bqkvbbiVoXO2qeFezo4mZ4Jq/0mWqsPWimO1TCNLaH8zLMsuxg0Bbq1u/+dXpW783sselr/UKTROV/PnVlKSpOiR0z5LCSBPAglHtbaZNSxx2j1z2dJC4jxk25N3oqhshiH/meNrDqgHdcombmr2ljQz/xKdN/g4a+M6uoYlBBOwSXnPVXwoFnVcx7yUqX+7O/zqVvldiapdHJc51WaC7uRNCyCN390V4XmaM9KWs8nygjEEHFnCnKZcVIX2P3orsmzrWrCd7vzotk4qnFys5mT7ViaKLSLeuuHnjBbbab5+JxT2vFO+8k/j2klcsZgk2TH3hn86I4XLymjhp+TxiGhvEdUIkrrwpBg1CgoxkKFOqtFSpVDhT3LxWpzVf0QxwrVLVi/okksSp7Uuq+5KYamOPyn2ueF1pEIa61poKUel6skIN0VCDBJRBKz8pWttg2HO1CNYlDVGQwey2I4EO3EkqD7odi5C3rxn6xCmQ40p9/qeUKEppdFlx3epK9bLOUOpEpYqUDBUGxaVdZiwvg/+eAp0WKRcebSNMxBxnunW0z0SvTBisXhvbSMTEVUt7dRIesE74NOv1x1U5VNjXtNe+uo2rSIuUwBFsgEAmwQRAmvkQnvLzpq7lr2Mt1J709qer/YXJLHKMI8/ogibcVCpzX3xXHRO2n6I5y2mU2thcdNKTBW7SipPcZLAKtYAfeuEBhrNhj/DorzkqS4IKahT/2qcplTnxhUCL2KrM5jCxwIhjXlTLqkQ0MZqQr2bTjKK2clXM5lEnhmeh1y5n9qob7i96jcISLZllp8FpTlUQmxa3QrQ+/WDQb2ZbCP9+9sQoiosxjCFgYhADhnRRhl3fA4nrapnPMZVJal/KZsv/8sRMDz0QNoHa1O4U4o+vhGU9GfyJevg5n+ocDnie7N0rp0jNb4m0iJWsX0VCIAMsJMoLHUCCGlBlPqZtjEGC25kHKfa+mr4woVBMGhX3w7tcRcuG36vVxHpKn3UqaHn3a+DzDiorq+6pQgE75kcwxtbdldE+9GIYLxnHvBq1TnBUgp/ZlvkytUlHiqFLiybRCq9eQjFgM7Wbucx1N0dCcklTa5HyZBpDF2JSnp3ZLMwqNrQq2jGZRNEo0U72GX8MMmgTg1jG+NqizyrNNDuaImoru6w1uVVpJqTQBgkCMhnIAAXDlUEHHpCGfajBUmbB1l/h4iWWzZCLZ4wgHHOW/0XclROdmr1R2baVJbC6BZzS49Y1w2m94FCToITNXvNieZY3Qsw8TPUqatKnU13akEb8NCgFx1nX1D0Td3B1GX3dd6FZDctoSaMte1uzUIberTFciKi6kus2K13skgalJJv0KtNZeYtqyZInp9y5OBMbdsVgjOAcLYql4MUUMCzNMB8FWb0X23WNZ9PmWzYE3ae8ZB/7aMc+1kDk1PWUw88EKXPtJ8jgBfKl2GPgVxN4XRLq54q9NGNNd4bMvnH2xsWzoOK22V+yMiuNSawoPF/j4qT5jYORw+ImwZZYwu6oauX06ILoNy/WbhbNiePiJBOMWACOy1yMeew79hbJU//qJXmivWBfAWmluCpzljL93mtjKkFEq427/3QQXG2FQ6spM72krmh/+dTPDaM5lmZayCEV9iaWVmhhobETrugKLcyyiM9jZYla/1sRB9VQbq0tbKZgvGyTqpB9zIalEZ/bay2iupeKBTY692jWeYKUztz7Nl6Zu5Ily/DY/oWQxry3LKyJEpCmLbOHF5xUP3YWmxGJcGPy5hjDUMAIk02D+SxZXxWje6NDQ/Bt0QLXWEdrZe2u9zc1eUuyQZxUlyQpoi16zVzieTnSHayCIxdnjoo53UEmUVdnijBvsZBrnqLj8my1ZZqdk7CWbjd2243VJwvyrLO6kqF7nNE7S7v/jN9+21jKo2ZQRnC3O/bwaznuPwd6TiKfZtxxsHdjwB4x5ww8a4j1aTyyLW6uq3YuaL+ZH7u9I29EMgwYCB7JDbucmyjfHOY6+8f6Qq/LpzTdhn1ra0RKzX7aonmoNhehGtI6ajj7mUc/F/OEzZa8swyfYJOl49hS3pwgHtHtLhXkuMVTymmlYpnns1gyn1TmubMnxczeYliDLpDH+91a3XroO34dvcbZmpgJ2aQP0xyuxlbYWlnoqrcZkatrF3Au2669TK7yVxfkdo0qr1Zj3oxMAWSokB7jSL6pdv36YL/72w//96/fHfOXf/zvb//843//+ldtFwjSf/zXfvQn/4ABaIAFiID+l4AJuH4NuIAHCIEPKIERSIH7938ViIETqIEZyIEb6IEdeIAX+IEjWH8kOIIiCIIbSIApyIIWaIItCIMbuA9XwAV2YBhl8A5lMCQ4qIOQgQyTRSMxRCNDSIRFuCtBeIRJKCuuIYRE2IRC2IRD+IRI6IRHGENXWIQDkoQWkVJUeBBGKIVSKCtGKIRjuIRUSIZgWIRQuIZI2ASqA4dUOIZb2AVNuA91eIRvGEN4GIR4yE5hWIVYiIU08oWBuIVqGIVFWIiCOIRvSCOOKIRdEIaJmIX8BYZPqIWXKIdqmISDaIWfKIgPAYqjSIlxOIec6BFMOImfiIqrOP+IokiKQ3iKSJiIniiLrUiLh9iKs2iEvNiGUziGX2iLu6KFWFiIhIiGqCiKjJiMaAiLlKiKoWiMsdiKU/iJRFGKvWiNsPiMuqiLvsiIB8GIzIiLRCgQV/AOjqGOFKaOjCEGeLcANrEPSJBkBkFkD1GPNPMf8xgXREaPPlISSaZzWpEQGiMXSYYQ8siPLoEi9OiP9kgSS3GPE4mPDvmPjjKRFCmQAXmRPPKQGkOPFomPW+GQRjGPAfl9RaGQp1GRJnmRw1cSDJmPoiKQ9uiQSnGSCCkXLLmQJ5KT4sGP/iiU9IgQJwmR99gUJYmUpxGSGfmPx2SSxjNvOseTI9kSRtn/lPYYkBzZMyYZOEIZkxMpj0xpSkMmkwHpkfaoFSXZlFtZkF55lR9plEJZlBkZlA5Zl1tpIpNElTUZNnxJZN/nllq5kFWpkYEZk1Lkl+aEXsBXk2D</text:p>
      <text:p text:style-name="Standard">ZXvM2ZHIpljhZlFY2mRNZlwnplDz5fftzkPkomkE5EBWwGAT0WGWABoxGARKFDT0wCvOwBD0wm7Rpm7OJm7epm7nJm7oJm7K5m8HZm8MpnLZZnL9JnLn5m8CZnMVZm7HJnM7pm81JndMpncQZm7mZnbq5ndXpndb5ncRpnOFpm6NwDsrZncH5m9cpncspntBZm+Qpn+w5n/VJn/dpn805nvgJnvyZn/fpnv4pIqD/SaADaqAFiqACSp9LMA808A/yIAoRGqEQCqGiQKESFRAAIfkEBQMAAQAsAAAAAAEAAQCAAAAAAAAAAgJMAQAh+QQFBAABACwAAAAAAQABAIAAAAAAAAACAkwBACH5BAUDAAEALAAAAAABAAEAgAAAAAAAAAICTAEAIfkEBQMAAQAsAAAAAAEAAQCAAAAAAAAAAgJMAQAh+QQFBAABACwAAAAAAQABAIAAAAAAAAACAkwBACH5BAUDAAEALAAAAAABAAEAgAAAAAAAAAICTAEAIfkEBQMA/wAsyAJKBCMAMgCHSFhsBkZzoqKs7vL0Jio46+vsCipGXmp0zdLZssLMmJqivb3ETHaUQmJ8gIOMZW989fX0QE9edn6EITZNQnKUZIqkNjpIxMTH4+PmpqasCj5ks7S6fqK8LmKEVoKcKDdMCiI82uLs3t7kEiY8dXeBYmp8WFxoN0dZysrMCiY8Ilp8kqKsjq7E2dncEhYkFy9GCkZsXn6UOj5Ma3B8Bjpcj5Kc1NbUqqqwjo6UMj5UEBYsKj5UECA0GhosUlJkbnaEEipECiA0CjZcFhYsDhos0tLUrq60Bj5kHCAwCkJsio6UBi5M3ubsDkl0hoaRhoqUCkp0FhosCi5Men6MDjJU+v785MjoOlpUWE5EbHpcDi589tDcSjCUFkJ4SlacqMigDEJ4brjsQk58rs7EMoigbsS0Cj5YDERQdHB43KCARIjkbGR4jHQoMIgoGhpAbJR4DjxY4uzkcqzAFkBQBhog+OjgeKycjCSAQmhMioaQqK7MyvTAjrKoBDJckFqEGj6gHmp4LNCA3ECAjHSgnuqwnrSoiIigkIiYZoC05NDEJGSgFiwQ5vjQKiwQbJq0jIyADDxInrp40tT0yrDw9Pzw/PzonsjEcoi0HCwwbHS0mpCgaGSQwqjIKj4gcGRcFjJcvMbIysbwmo6EcFqoDDRI5ujMVDBYEjAwjsa0JDZgGmRQSkhUShJYfoKgGh4gWFZ8ypDMTn64gFrc1sbIwNrk3KA0foKA7tCcgIbkKDR8/vr4KCpUKhI0CEKIEAgkDlJ4ytq87qDMiNAwnrrs/PTwPipImpa8SkochpqQyMa4Yqy0PEBgPjBoho64WERs1LC8eGSArrKccFJ0KE5ofo6QBBo4+PjQED4gbuiwMDjYmoSsFIiowrjY7vCgCmSI3OBAEBoMjICQwrCkGhKMyLjADlBQytSYbrh4jIZkTpagDC5cGlwgRIhkrHSobHSUEBJY4uj4ioqU+vr0/v78ioqMCkZ8Di5ECjpUCjJUCjpcCkZ0+vr8/v70Di5MCjZUAAAACP8A/wkcSPAfjAD6AsAoyLChw4H69MGQKPGhxYcKEWq8yLEgRRgTF3YcGaBPEB0g+hwc2THfjhpMcOygwbIjqQcY/hX4IaUmRwMOIPyb56Cfz4v9HOwTWONFgKNQo3JUGFGkVIb9JmY8eLDiVQMUw0rcKLVfwq4ZP1JU6LMfDQNBDBwJeVYjjA4caNUMssPJBhIT+uQDQQQEjbUVmMyr6YLEgH8YZhiY4ASBkwn5qCZeynKIEoEQHOh4wOSfiBn4aBCOsGGxVBcOiA11EGRCvBY4SCC4ypCAg5wYnAhgGS9KDYH7nLjKM7B4vKX7nuAgHmX6v+RD4jV34SRqvB7Hrzv/6fFku3aGAdg+fAJeoDzl3QXG444eykH1DHEgCT+Pffh/xf0nEEhnwaCCByww1EIGLQy0YBEDIaAACgVBgRAUFCQwQBXzuMabRL/EgACH8wwQwg+8GdQHDwTkgMYKDDQBRT/nSXXPCUbII8ITHywBAxRS1BiVFEF1+A8KJoCQT5C8GWALBB0uVoADQPAQn1T5nKBHlIsRI4AF1l3VAAAocCkQChdENU885THwwgEtRJnimuX9Q4M9JBQg51VrPjAQDS/gAKWRUq1pAEH+5CCAmVHtU1RB/kQAyp5HzQOBBOoUBIM6cFLKUoctlEAKQzQA4YCehH46zwUR9NFQPhMoecBoR1EqMMFTDUW6AJceOsRlCwcI8VAS+HQ6a0G8zqPACxpYpAEQg8SR7LRcbnCCsBfRMMIMIlA7LSiruNqRtqtc4G2U+2SQg0osBeDPB0pgQO0+F5gwgj9QqZbDGgJc0EIRCBhBggUgkNKsVEcsEcRJDBugQRIOBQQAIfkEBQQA/wAsyAJOBCMAMACHRFNma3B8KDlPxcrRDhsvEhYoITZNBi5KnqKssLK4ysrMCh40uMrUdniCMjpMEjJM29vdW2NvNkZU1uLsBkZwJlJs7u7sU1ZkFytBXoqcGxssCj5kkpKcIiY0wsLEY2l53ujsZounNjlHOD5Mvb3EmJqipKSsztHXCkJsp6uyfYCMSnqcQnKUC0t0Olp06urstra8QExYgoKM4uLkSlpkESQ55ubpBj9hKjJE9v78Wl5kjpKc8fP0bnaErq609vb0jo6UCjZU1NbUgoaMBjZUkpqk0tLUCixIhoaRCiI4CkZsdn6E8vLs1tbcCiZEEipEhoqUCjZcio6U+v78CiY8lo6Eusq8muqsvqjICEpc4tC8WFR40rC8knSgpK6UhpqQMoag9tDYdFqoZGB47NCYyJDMRIbkCDZ0hIigFIaoilrc5uj4MIYo1MbYWnSU3NTYqrbI2kCAHhwgXFRgWERoTBBUjo64irqseHSYIiZUmrro9ujMHBCIaoKEpMisGAgwKmRsKEhYSHSA9vjQcIy0Gl5sjoiQxtKYBhAQeo64iiSAvtL0DihwHhQoapq0xtK8qIaMJDY4jIigFjZoiobkDkhAZoy8inQoDiw4SEREaoC0eoSg7PCggnSMMDbUTmRsbmR4amSQamRcSi6MEhBY4tj0Gl5ASEJoKtCAhNAsGkYYPihU2uBATpagflp0zN7MDkZ4EhhAKDBwalJ0/PzoGBAM2qA0SISUVC5U4ujMLhA0Tny8fnS0xvLAqqjEBCg4iIZk0sy8/PTwloKQioaQQjZIiIyAPjZklJqELiZIeoiIxLjAhJCYatCs5tjYSkYcutzMWExEJF6YCl58anSUvrCkRlJ44vjgapR4RIZk4sjk7qC0DjhgHhhAQlREFkZoGjiUDDJganS0epaQvrjYEihYPmRcanpcmrpwyLDwyKCAnlqEDipI/vr4ZHR4VGRISlSUioqM/v78Di5E/v70+vr0CkZ0Di5MCjJUDjJUioqUCjpc+vr8CjpkCkZ8AAAACP8A/wkcSPCfEntKKCgpyLChw4H27FGIKPGhxYcU9i0gsGDfwosgCRIRUARCEQFEQqr8h8+djX82ehyxtxLkPRU//rVDcqQmyCMy+Anc8QCFz6NIkypdulSiU6YM7x2cinBiRKbsbjhZcKCf1YQHly4QgARGDxxEiDghkIQIRQohQPgsoMICzB4HDCA5gcTADQqA406pWUCfwB9IHMiA8G8GkiIpLjj44EHeUjlIhE7Rp8NdvDdAGgiBSrCDCmeNoSAgPbCAjBz/5EExzJqpPg0cBPIjpoHYQH0FoCTVRyD3vxxINAgXCKWAb6RAcAtsR9z4v9tSGrYI8cpikxSjBX7/NzJQQYkTDCmwYCAvB4Pa/1q0yHCCCYMV9lqwpkCEQAcRAATSQkVQBSGBL/LMAIUAB/x1D1TlKJOTQApcUMMG99CmlDsy/GCZQC/IEIMIyynlSwQJyPPhPz+YIAIQULlAwwAqEjSAAlChcMAHENQI3z9aNfCCj0vJo09PAu2DwQ4eQmVkOQRFIYAJRCbFzxBIDhQEACRUeRQPKmQpkBJHRNDjikdBEEEUDG3wRF1o1iTPAACkxNA+BkCSQ5whqVjCJBs4RASXXoIkDwQfPPCQPQ+YWehDfj7Qj0U3PCGkinwWhGkCEgQBUj81BHBmprFhakUM4ai0QQ0XDNAOprDCOcqPCRKUQ8FKKBCBAxRDxqoiPx5EgIGdPqmFQwAmeNBEEyf40IAINRxhlFIbHJDEAgVgm8QBHjkUEAAh+QQFAwABACwAAAAAAQABAIAAAAAAAAACAkwBACH5BAUDAP8ALMgCUAQjAC8Ah7O0ujZGWCZSdKKirO7u7H6AjLq6xDU4Rtra3EpKVHCOoNTW1SImNBEWKAoyTHV3gWxxfSs3SgY+YZiaooKGjFZaZGpudKqttOrq7J6ipMnJzJKSnKq+zAZGcAYtSWKOpGJwfA8tS87P1DZmjENRYlpgbOLi5B42VHZ+hBscLDo+TKamrNvf5A4bLubm6RIyTGJqfCQ3TMLKzFJUZBokOBguRL6+xE5cbB42TNLS1BEkOCo+VMrW3D5OXN7m7AosScLCxAoiOfb29GJocI6SnBYWLI6OlDI+VBImRK6utApCbIqOlEZWbPDy9Ao+ZAoyVCY6VJKepAoeNIaKlAo6ZFwwWGBIUBpecJ60wFp6qK6yzAQoOOLE5EBORMrI2IqMgEBkYIqOuBxeRMCspM7A0FBWmNycgBoIMMjywOzMmBA0WOLU9H6GoDSG3NzQ2Eo4THp4ZJAkgA5KXJ7IxKjIoFAQVJ667CwoZK7OxAQ0ZBAQDBAQWCwQNEBUfBw4kL7C2P76+DBWmCzQgF5WfIjQMPr++DQ21JBaqH6YkJaOhI66tJaahB5emH6KgNTg0FBGHBocIBoYQFheSLCunHB0lMDcxIqIoAQYKGCaoDRAQA4sOL7IsFhIeHB6tHCUhHSSZEQ4bE5YfJ66eJCG5NzeQBBKcI6IkCxkcApAWNKsvE5mcBAoaEBGbGCAfMqMzApegM7ItARKWPbM2HCaoNycNE6GIF5kYA40bIqAkMqs8Obi+Cg6OPL88Ip0oPz08BxGGOLmzPL06G7QsMCkyGBykA4cIBZIQMjQlPrm7J7qsFKUoGJgeBpIZK6kzJaCkEQoWI6GZPbmzIqakHCUvObU2NDctNw+gFAwkOLMvAoIMIqGkBqGXJB0KBA+WKqGjPb40O6czOzuoFqUdBA+bGByaCZKSFJ6fPz86OL44AoYQE6GUECGjBwQiMjQ8ApMcBooUCxAbApGbP7+/P7+9Pr6/Ao2XAo6VIqKlPr69IaGjAo2VIqKjApGdAo6XIaGlAAAAAj/AP8JHEjwH794B/kVXMiw4UB+eYI0CJInnsOLDiXEiMJiQ4x+GEMW/AHBxD8MEF6IXCmwgJB/8ij8UMgS4w8K9ARuUGOxps+fQIMKHUrUJ7+EPYsODCEByaUfEo5KpSlUSgQKWh7EkBBRShAJHYY2QNHkn4t8Fizky4FWAw8W8uL6bEBEoJApBwqYNOFvwoUbB4ZokDc0xb2cgKaQKLEPgZEHIpQObABib74MkgU2KJBT3pQlmUOL/jclhRGBvkr7G3ivwb2gRlLUhVkatMB7KWz/XHAhx0DevgV6mRB54QcfhUb/i6dgQRMOI0LHe6KDxgEmAjqEVSohQBJ5JijE84DqTimIfy8FaqiwQwGMokRcEsRQoEKCKUTD2AJAeKCvAQecRlQeNwDR30AaaFCUEx6AgMCBoTX1AAYQZiZBDUYIUSFQ8twTAkH1RDDAhj/RI1NB+jBhA4k1NVHADwV18AMMDw6FAAx5LCRBCAUQwKJIQJBQD0P6xDDBjxjJM8EJEjSkTw8GINmQPDc+4ZAST9Ao5UJK4tBkRjU84MKWA8kDwBH6hCSBDhDAJWVcNgi5EhU6zEBGISzGRc8KaCrBElcx3ENhXITqCUQJNHzpkz1BRADBAEAssIAIADyggg4eKAqUBB4EIUUDLTSQjgd5+MlQQAAh+QQFBAD/ACzIAlEEIwAxAIfj4+Zmcnzr6+xtbnlCdJQgJDQwXoDk6u6Ur8C4v8Zuk6weHydji6QjN00mJCRaXmgTJj329vSds8SanKSAhIxSUmR4fITA0twKPmSSkpw7SliVmqHv8/UuLjxja3uGhpBDU2cQFyjCwsSoqK6ys7mqwtTZ2dxKZnwKMlTJysxsdICIqLgqPFDS3uQMITc1OEbR1dR1doCOkpxMWmhagpy+vsTOztQUMEgcLkQ2ZoyNjpTd4ukeNlASEhwbGh5+fow2PlAKQmwOKkxeanQKRmzGxsxWWmS2ytQaGiwMKEAGOmQWFiAGRmzQ2ODW1tSGipQKLkyioqyeoqQKNlTy8uwKNlz6/vz2+vzU0ry0gMQOOGCOrpgERFwYUhg4WkByhrB6tKg0jqAgNhggRkhYgLwGDiAILhj0+NBYmqAQfowUNGiKhKDa+OAkfijC2LigmJAOSHgwWlyAjoju4OyEnJD6/Ojm7qCyssiysqiy8MBeVKRESlQOMkhwmuTi0sywmKDMlCzExLTolKx4kqgMREAUJCRw4oCSqLhkZIA4JFQ4NpC2wNikzLSisqzu6uBuXHg4SjxUQFwkfuR8ONxAboBykohAXmAaECSKkrgMJGw+Smzu/PB8HFwmDiCk2OAeKCQaFDiSnISomMScVFxAWnyipsSorJTYOIAaJAyAiqAgNjgENEA8fpCkxPRQaly2xLBCOETEpKwURGg4OGg0fmT05sxYimR2eJgUNJTg4vhwmiiOvqi0lHAKSni0pOiyzJRoVCB2eLQWDgyOioAkMtRQXExghoQ8dLgMOEA2PDi02MQkzIByksAgJGz++vhynrCyprj0ytg8QBhgaGiexNT65uxqRmhmYlAQFDgodKAWBiwUWGwuSmBctIw4Wpi+zPBURoTmypjawMyOipAkDoR+VHwMMDjayvQ6DjAEJEQWDlBQgJTM3ECEtGza5swgPHCOeKAINHSAimSKiowOLkz+/vz6+vT+/vQKOmT6+vwKRnwOLkSKipQKRnQKOlwAAAAI/wD/CRxI8F8/Igf7FVzIsOFAIkz6RYzosKLDfhgzKrTIkWA/JS5CuFBCpKPJf/4aZNiRoQHJkxxRqADw70AMKDA5CqkU4Z8zCvRyWhQC74rADDeYCF3KtKlTjxIxPl0oJEg/qxgnInwqhAkTbwg4cEBAQ8IBZxyc0uOSDoItExyOXLhSr96mJjus1M2JjcUTEjEGFEng4UUDA5gQKGCA4IDRkyEspAXwwYI8CjY+NMDglQmDXFZghtAhMMKHFz9oAvCArIoLbBoShG664EO+f/k+uOChw4SOGDCmEgwRYMc/ABSkCB8YgkJPK/z4neTnQ4bA3EukC+TXw/pSfku85/97guTJQO5rmPID5d3eh+znQ5hfqEDA44Y6CpD+V49fAe3/gOcdQXAowMEVJeTQUBMjBCcQg00MlMIENhR0EAMH1NPCOlsJJwEBBCTAgRUHSKDACsJdcAIEBbwQgxN19TfVBjNAYwVlD4xwABUWzNcUFDw5I1AKRoxEj49M0fNDBHv9IwAFBbgAIFNKaEBCjKVF8cKATaEwQxFYDlnEVEGsgogJYTpVzxNB/aMEBBYI0KSa/LTpJg46MFnPU/3hNJASLESR5lL5UCBEQVOAUMOgOXFggZ8DBYHCEGjuuVQ9fgxRxUJcQPCDnJbCVJcIpEzBED4NTMAoR3VtwAMXDU10sUcCqzpUlwkeoOAQEyh4UOmcDcVYzwY4YFARBjfEAICwwQpLggZKcOQPBAPsIOy12IqgCTImKZFEBWBie20+I7AwhVImOeBDIk9kKG4+IjywwAJLLSBMBypEIYIJTdgA2AtI+EAvbT4IE0IPCPcgsAMNBQQAIfkEBQMAAQAsAAAAAAEAAQCAAAAAAAAAAgJMAQAh+QQFAwABACwAAAAAAQABAIAAAAAAAAACAkwBACH5BAUEAP8ALLQBBAA9A8oEhzIyNGKJpXp6fKampAo5XDVbdmpqbL6+vDlqjZ6enP39/M/b5JqanClehCwsLIeluouLjKrCzKrC1Oju8pSUlA0qRpizxLKytEZGRNzl60JCRHBwcG2TrEpKTKKipHWXrgZGck97mYKChBtTeoaGhDY2NH5+fLq6vHZ2dDo6PE5OTD4+PKqqrPP3+RITGLLG0qe8y5WtwRg1S8nX3ApGbK6urChQcBYWFLjM3La2tMDR20J2lwpKdBBOdlpaXGqOqO729vLy91ZWVA9IdGZmZApBbj5SXEZylbrO1C9ijMLT5Nre3CszRK6+zi4yNMfS3FaGpH6atFpibBoiNCYmLHqCjK6+xEZSZNLS1BYWHB4iJMzOwNbwwMjEvHi+yHaKhGBSaKx+ZKx+5EJQNPDmkJ6KuMjKrAoqFOR+qFxkXCx04FJCVFJMXCx0JNb46HpqbCRgcMDE2JaCkG5aaHaEaE58tCwkKCgaHDhsdIqMgHRi2KSKkKSokBoqHIp8iIhubDYcHNDExDBmsHRuHERCNBoWIMbCyF5wbMKmvEpAfLiusGRkWHRAWCYiIE5inCRuhJaQgApEiDIeSMS6qEoUSNa6wJ64mGSEdE50YHQagHRimFxcVKTwtCwsyMLw2IJuSHSETMzwjJaMmDYoLBocCCQsKLSgvEhCXFBKNLTAqMi6vHig7E54hNLQzGxwYPDyzIaEbPDY3BwYFICEpF5aYA50hCgoDPCytMh+KLqm7EoySMS61B4YIGZaRFRUYGRcXLSuzMa8hBggHJaekBBKUICgnMrEyCgKLNDK1MgygJaesNSm0M6+8IJYXMLGyMDEvGZwSEpAFJ5woCImIHiueDB0WFCusGjmsMzE2GjIMJ6seDguSCDIgB5KIL7EyB4gFEhUTMjK2JaqoDYwEE5UXLp+oMjMNBoaJF5eXMbGxCIiHBoaHMrKzFJWVGJmZM7SzB4eHGJiZM7OzApGdCIiJMbKzMLCzMLCxApGfCYmJFJSVF5eZMbGzCYmHB4eJAAAAAj/AP8JFEgvH72DBukNXMiwocOHECMOPFiQHrx1/zBKZAhPILyOHv99FLlO48eOJTFqFMly3ciOKE/6u5hxpcSLK0vSLCnL5MmWJUWOrJkypdCHJm0STQlyo9OnUKNKnUq1qtWrWLNq3frw4lCuYMOKHUu2rNmtFfNBNTiQSkEqA9e5cHGDrotjc+fW3WuXr9++gP8KDkx4L95/KjYQWSG37rEzeAHDw2BgQwd1d53E26BPw6bKG0KH1ucg7+NjToSAFr0BXYobjp1g2uADgy/WoYmkaFyY7rFucza0s5PXhYNFBlQ46GBAdxbYN6jo27AIgF56Kpq/drAJ94bKPhzc/4DXYUM8DB2IeCftgtRdyHp7D54vvz79+/bz49+vvz////4FCOCAAhb4H36nxZeggQwS6GCDED4oYYQUTmhhf5HJMs1B8EAHmwuQhXiaiCSOaGKJKJ6oYoqQOZEGChu8Bl17IJrowgoboIBOaWeUQAQKRBiAQnIlrOBDjigIId5cpLiIggBEYJACBvGggIIUJcgC4ii/wPjjeSV04EqORJTg4Zkf3gAAEVCaeQMpN2gQGgb+4IiCPvnc8JyPKOwDwGl9sAHjCjesQwUAlPW5AgAAOLDODflM911oHZSgQZUwdgBPgiyu6GmnoH4qaqikjmpqqaieqmqqrK7qaquwuv+qF5pn0hjrra/miuuuuvbK66++BhurXSHy8s9BjyYrC2zukSLssyzqsoEIG5j5HGzPaekedDiSYEAJ68hCyLQkmIDnc1nIIicJAmi6rAPxiGCCEPk8egN2JpDwi6OylGAACfLq00ihakpRrj706Lnsc4XAtrAD6IjQrjDrZPEPGNR289sbIhgAQLIYoCDCjtCVgrEAGIQLG44iEAHAsuFmUQotItTssizpTiNEvnM4IUyz0AYN7NBCF0300UYnjaosMBP8aMOP4nzDsrRWbfXVWGet9dZcd+3112CHLfbYZI8t4lzfUHRRT0WVdG3ZcHu4rCwrCA</text:p>
      <text:p text:style-name="Standard">BBjDHjvLDeNwj/IwwGJkCAwm6FaGA3BPE4SnAW8KggAgQu9w045B8XBcAGEAigsTAlYI64AxcV2jgJEHgsdbKLhzuNL6QvIt46neexAQCFADBH5hrgnI8PEJAgxDThrlPKJnmI0IGeJdVdOgBOrwNxHoIzhnwWKaCQ+RhKZ4/09tp3z/333p8GG+qo640u+VMrXCjMfOe9frrvsw+/+/S3b//898uvf/z814////vzXwDz1z8CCrCAAETgABN4wAYa8IEMhCDMUtITpvWNFC5phEdSIgxedFAWHRQGCD0oi4uEsITrOKEJSbhCEbYQhSpMIQtlKMIQrkMDIhiGAHZDsR56sCi8UJcI/ygggBXAQ10koAAJMICTklCsbhQwAWMcQAQlqoAnwSvFL4ohBxXgDIokUMEPS8ILDZggijz0oBptSDEM5IECg+PFOjowxHjYQRalSEMxRPE7zm2AAhBIWcWEQUUlaopi68DAEKuVQp0UkgKJo6EsAGAAQB4veBYEIdPmJsJMdpKTm5zaJ0UZSk16spSjNCUoT8nKVbqSlK2E5StVKcta0vKWqcwlKncZS1zycpa67GUwgflLWw7TmMXUpN9oGERE+lAYLfwhGxvZSGe6xInUpBhOeojNbWbzmtXsJjat6U1yjlOc4WxkOdHJTXWe053p1OY75RlPcLaTnve05zfXCf/PfPITn/ucpz7NWc9/XvMjRflgSbQgEHWs8BssVONJeDFRiFaUoh/hhUUzulF4aBSjHu3oRy96ko90IA8MMIEGMApSkMKjgx2gRgJU6pIOQGCmGtBJRuFxuQRAQFMrMAFOQdrBfPyCAhRARyngsQIReIAEGpjoSwkhVJVeFKLf8KhHg+rTDmghH4tAqhD6MBM2QIIB1eIFBm4qAsZ08BsO+CMF9KFV8txUACWoKzwcYAAGiKId6iBqXBlAgXZ8BJrQPAliZ+LBlzJ2sR6FbGOF8VjHRtayk60sZS+72cxyVrOg/axoPUtayZoWs6ftbGpDW1rUula1r2Xtakc729b/wva2so0tbXWr1ZZCs6UlratLd8pS4R62uHXt4E6Ti1yMKte4L23ucZfrXOlGl7rThe5zkbvd5XaXudi9rnat+93qhre82eUuedd7XvaOt70vHWF0O6iOY1lEq889iRb0y9/9fmS//oUHgPtL4P8KuMAHDvBFNACBAVBABfw18EdmogUwUGAAJkiBgFVw4QwHVwt36JwHKCAEf2CABAMYgAdSzGIWpJgFCSCCHeChgTwMIJCK9agGULzEmST4wAm+3AASEI98VM8DxVgDRk88gCX+Ax0M8MDsSnq5EQsByBzGsIYDXOVhXLmkd3DCBjwwDLp6FMTC0MJM7rBmYajD/x93GHCc4XEHN9NZzvuts0PnnOc825nPd6bzn/Es6D0TWs+B7nOhEx1oRAN6zo4+9KAPDOlJKzrSlPazoTO96EdrmtGV3vSlLd1oUoca1J/2dKclLepSb9rAAQaxFmL9YQmXdL8OFTCi/TtneOSa1/799Ud6LexA+1rCxEZ2sJX9kWInG8jPBnazmX1saC/b2tPGdrWlve1hX5vbzv62t7MNbmqHm9zj7raxz63uOvfWhS6Bh0Loket0+xjSAMY3POCs6EDz29/6Brii/z3nmTSVBR4gQin0zec4O8AVKd6AA+rMBgqwQARRpce/hXE5GGPiDuSgwAVqcAEWjPwCJ/+vQQ0GIAUH0GOtFwhknf8Nc5n7uddxjrM6fOEBFuC1AxSogR9W4N8SCGDIvhCyB9Dxj1533ANXnrM+gt7WQNOj4wkAAzTRrAUAoADGtPCHOggN4P36I8B1Lvu+zS5otZ99320XsNnZnna5rx3udZ/13dvsdrqn2e5v5zvg/d53vP9d74GPO+IJP3jDF17wi3d84yE/d8lHnvJ7V3zlMZ/4vG9e85n3/N7RjHMAZ1XfpJe2vsV+4H8PmMKAZrusfwz7Acs+9nCf/et1bfvc4772tOd98HXfeuHvnvi37z3wj/974xcf+b5XvvOTP/zmQ3/5z7c+oBU70pMohCDT0OD/WbhCBbWkgAT3SAcFMDANiXQgAew4wBxK8Y98pEERT0gABurffoHkQwMUsAWKQAT5AAYssAUJIAVCoA/6QA4qwIAMqAKEABdCMADsMAD64Bb99w/6MABYgIESMQ3tZ4BbAHUGcALpIAIlMBAOgAIHcA8mgA7wxwI+8A8bUn7nF39zsBDocAHswAAdsBBUsAIQwA4n4AoNQYSGcITfN35O+IRQGIVSOIVUWIVWeIVYmIVbMQ350IVe6IVcCIblR2/0sCFqUX9nWH9aGBUVgQ45wA45QAQC4RYOkQ8niAweQA5c+A/7YAWBAIQUsRAqkAD1cAE1qAIscIFCIH4M0QgH/9EIq8MC8oCB00AFdjAQHXiB+iARBzENhEAB9XACAkAC6XACi7CB//ALfhhFPpgAQUiH+aALeRCKSDgQ+3ABWwCEA9EIRgYBW3ACUnCJC5ECEFCKwZiGa5iMyriMzNiMzviM0BiNWuEWBlGN1UiN9EAFvOiIFjERCyFv9MCL+VB+5feF5diF5DiOXpiO6viF5riO8OiO8aiOcDEQGEAB7PCDHfCOXziI7OAMKgiJqVgD8sACm1AQ9Vd+fNiKKmAHMRUIORAPD6GQAqECFoiBdkB/5diBH5iB6NiO6vgPGmR093AADHCRm+iF/8AGHsAONZAAJ3APKiiS4fcP3UACyP9wAgZAj/dXD0CIjgJBhPxwALVIj0SYDgewAceSkCD5kfFYjlD5kezolOl4ju1YlfyIlU9Jj1nJlVs5lVfplVQplmEJllFpllLZlGeplmlplWvplm3ZlWjJlXBJl3LJlnb5lXg5ledolfPolGLZl38ZlWMJkoQpmGFZmIhJmIm5mIB5mFtpmIXZmJHpmJKZmJSpmJW5mZrZmZn5mZDpmeVYiQp5BwuRENK4EVTQg/KgfhqgFhQhfkDHDvLgASowENNwi/LwDCZQAuFIEUTIDjJZAtPgdbuwBRCgAQKxIeFYfw6wIRx4ke3QEJkIgk/hDjmQDoqAgsl5miuQB0OJgif/IIcTQQW64Is6uRD7UAPskAAqUI7/QAXEiJRSwBD0QIy/uIMiSRCO6H9uUYbUCJWpOaAEWqAGeqAImqBO6JdiaI68SA8MpaAS4XUHwA7pMADhUY3/4ABSUAPIsAUXQAvI2IP5mAMSl435UAIi8AzswAK/QwV30A4DEA73QAIpoBZniEOzoxAdiAzWuRAdOImb+BQsyQ5b4Az3gAIOwBBxVaFG6gFDKhCQ2A1yEIoGAKQDIA+GmIb5cJRJyRC9yA/p+Q+XcwI5YADPGVcncAEn6gBzYAUHgFf1KKF0Wqd2eqd4mqdQCInYGKB8mhYbYpp62hYAIAAV+qEn4FMNdg+t//ChF5AGdoCK68kOhpAOhiBliyAALJAOOSlxfNqkH5oDELAPPoACHnAPvAkAAlGdUYqJKAkVJVCMtHkB6ICMB+ED7GmhFKCcbdEI50mLC3GP/LAFLBAaJsAGvViK5DkRslgPRCkQLLkF7bmP0coPFNAB9KABw2AMPoong/qt4Bqu4jquCqqN8sin4oiOjhihg0qNVHQB9ZCPtIkMTyCt6cAAyIqKRmUFxjBiB/AE9LoFyGCE1QKbG1Km7MAPtCkP9YoMOdAzatGBT/CjriqkUKGm+QilczoQHcAA0noAvbkQZdgNRQiMQkgEb4gFtMkCKlAKsjiU9bkQ03CTRhizKv/QkvqIGDirf/lwj+mwBQMwneQ6tERbtEZ7tGXRCFRQiRVBjkrLtPnAtOwqrgAQDwlwAAq7BYagCBDABvTnEPugCLmoArTgAWZgDMZwAtdqg4zYhf9gUycgrcbQBT7XDVjqo7c5jgMho+EwAEIAFfSAq0/QBRBwo1z6Dyp6D3AYD01Yky/7rBMBL5sqD/dwraVwk0PpCowYn+dpDF/6D2JmpmgKuhsgug6QD+8apyuItKzbuq77uq27tErrhQVRieGnrgYhqOLKFvYFnXDhtg6RBj74k8eytMsJEZCotGX4iA0hfhokkAShFkobFcBLkxuLkAoBF01IBRsrktcbvVL/2giCGo50KBEqCabSOxDtCLvs277u+74Iqo5pMY68SI61SwWzRq7AS5EVEREkCoRLmr37uZQT8X3wOYe8S8Dbi4xVcb/xeb1qccAie4YISZETPKdwIYIWvIsb237hV4lSSo2beyyoCb8mfMIonMJSSI0feb/zq40ONbT/2YUHob4MbIv454poSBBl2BD9R47eaKv0OIenGcE3DBGoO73+N8E2+J/QWZ77ucGBOIYKCZLNicD2mY3+aV89TMIKWbsqHMZiPMZkLBVdqLzrmK75gMY1nMLo4IfDcJtlPMd0XMd2fMdYQY1ciMZQu7S02xQnjA6KkLN4XMiGfMiIPMbq/+rH9EvDa4yNU2vCt5iLQZjIlnzJmJzJ4wq149i0lYiOYdiNbjy8lazJpnzKqJzKzyiOlajGD3qNB1FfKXyL03osI6zKuJzLurzLW7G02mi7AfrJa0zD/pDCNcy8vJzMyrzMzDyRs6uN5trKBuHLsazCOHqGt9zM2rzN3JzIsmu7UQvNwiyOGhfGn9y93ZzO6rzOY6y05ae0syvNb1GJ6qC77HzP+JzP+pyMXHi/4ffLo2mu+bvPBF3QBn3QYDG79OvLnUy/rQyhCB3REj3RFC2z1VgQayzN/zzN9GDPFf3RIB3S28yOpMmn4yjN+TDQIr3SLN3SqPzB0PwW1YjGS//b0S590zid03dsv2AYz6OpvJGs00I91ET9ugXBi63sx2gcz6Jc1E791FAdruHc0FQdzg8ty+LKhZ8szQnZhIasQf3r1eMHF9qroYxMwvFpu/F5xDL7u1GL1lFtySBsvBt4hr+7FQmcFXvYEBssxksdzvX7FtvoFoA8tPXLtHKNzlTo1nOqxGntvU9hrmSthnGdycOsQRF81G+NFddMftlcxwHd0GHIp7bbxlldjyDsf2yNxxe92meR2Y+8EM+rjdQLtf+MipWNyMYbn9Obho7dwHqcFRkMEXvdzq2M0m7htOba1LsLzV0IzL99x3v4kbg9fmohzKBMv2vN0GRd3Y3/WI5Pm9uWXMHw7MucnNpWkcZYQd7mLdloPMZJTdrR/LThbNPf+rTUPNPQjK7hnKD1SIfRvYX1uMZLXH9HrdhkAbVsPNOprdkVrJr369rircjCHJ/+DM9pvNlL/NkOAai9zIXirMdAORUbfNffCtCNLNO+DM8qrafvbK7rCM6Sjd4H+s77SxYN/bvid9J9PRa7nd3vaK5qyN38Z77oiJATXsjJy8ILbdV6TNtbjeATqa5bwccKvdBi/RRsgbvh+skRHrVL7ccQ/a0ynhb1B9b1HdsH6uRZHhYYXZMT/KBQqOB0+LvzvJTKK4QhyMIcnuRiTI5hWI22i+H1y4iDHeDI/wu1W3jGY3jR0+jC4PrIjD7PYqi09RyuaOy2EbyB6brbB4rhEVwWgA0X0MvjEq4VZ2iO1d1+mO3HlE3jDiGO4e3nrB3TequOan3b3e3qa8HKvYzfpznZVEHb4kjbkd7PjFzegs2FLZ6nkEi7EdGn58sQrN7EWQ7nc6gQ7WfV8ZnWzs3j7x0RGgTMTSh+gM7A5+jduNntIW6fj5zU7ZfB3Ou9sJmQ+qrlYZ6QDqHjk6233tu41t7fNsilZG3uTUzr7HvcZ+0U0lznSH6a3qvVyX3qka3wDlGTwL7fkA3XAx/cs27sO5zabvvDmr2cUr6n4J3cEp/R9lvYdGq8yt1/1f9bxLSroUKI1CLptp4u78Psts8LvseLkATO6cQtwkJ+0nbd25TdxHkeEREOvaotu+UH7zoOprtog96u5mAq72Ho6U4h8Bh9vFLK5RPxyGBM4CaP8K8LlYF96viN0WF/8car0FD/EH/q2gDNi/s+6KjdxCLfFsct6XNd5ATB2+iO9Y+tEHqPhbruhfB8zslLby7OtlKf7R1e1dGLoqMe32koz/kNzEOO0qBc3rDeq9md39BMwlDbtOHN1gyd451+4Jv/7vXIiBgt9eha+uC739TIiY98y3RO7ie99aN9zv7X52o/rnxsrsgv+gqtxa1N6FKv+8GO80V/5NEe38xv64b//8z/POsh7Mhcbb0N3enqHoXlz7Qrfo2d7PJ2ytCp3ePRe+RR+4WCPf3+DvjgzeivvN88DhD08tGjkm8aFYH/FC5U2OigwEYI8zXKN/HgwYlUKOYrWPFgxIMMF1L5N3CiQY4CE1KZxtGhxoIfNf5jqbCiwJgwMU4TqbAmS5QGadLraRMoz5A0NwKNuHFaxJEqM8IUyDNhUaxZtW7l2tXrV7BhxY4lW9bsWbRFW1aE2jVnVYkV/0WsCJTl3YEFt8LdSpFvVoog717s+JBjS5wXM8IV6FLi05oO6d7FmfbsS5cVM+4ESe+OZdCWLc7cqlmq48YmMUZs7LOl38ODOyq8/9hUc0a2JIs2Kgk0NsGJcwk/NQyyada6MlsW5A1R+WaDCBcKfglyMdemCGPma8h9IUTSN1Pmja3cZ+qjTPWGZt/e/Xv48eXP1ym9a0aKGk1zj44TPOzgtMJtq9V0Yygy2QLDDzKn6DIpO556o8gwze6azCDW2IpwPgFHM8zCw1jTgkMSlaLJPK0k6si7teIaaS2TlMKLJ94UJKi79BITjKieaiIqQ948wiu7uXpbLrqsSNrsON1iA2kk27ijzjEJ7dpqsNyeFCk5Az1ysEaYBOvuwX/A68+7EtNUc0022+QQMc2G2os7u5KyaSOKSvqHp8IMxCo63gQUzLCSeJRoUP/ZfjuxTI6QjArQkooDSirfRnLzu4L081Kj5+iB59L2oILQT7XEuxFCjiI1qjHdZIIqOoyE+rAtHWdDzjegpoMOKSWBtE8kAzHCiyHwWoIyQebSg4qwPEsblUE/pQq0LuOAXautWP10VS5Qu/X2W3DX7EiiktDEKlMgbXKNMjL/K43cFD86qVG2yh0vOzBTU2o/3XhTTyjbWHIwy5o2BBVDdnMyKSV61AkXLWPhCpSrFWE91DtN81vJOj29yxAmDeHFSbWiPKYqQH+ZnauwcmPFqi3JYFKVy+rUs84u3oxtSKeuWpL3qC0bjfCxnGT8eOiXINqXsKsedvppqKPW6jT/c7Vy6ESadx7Yp3JztTrOry2mlMa4YC1vs7vsfSkkx4aOVEXICKpNv4kv1QnPQ3Pyyx+py8rM4HMRU3FgkqL1TUoL6/OZUyXl7alAAlGqiaHAJu/JOVJLxtLAi4GF1dfWVlbMzq4kri/Dyrq++vFNT9QUXRDp6nt22mt3UzPWivRqsQBpOrOkifNmaK3hJErtw/PCvE1p4sM80DjDZfoOUOlXFIytRh8mbLydXMKInhFtp5g7ib2y3jClmy03w7d3xK+jPCfjqXei3yXybZU1d4kr/GK0qS4eLeRnFVqL3ASmH/18RS75gVxvLKKQ8vVIfsBjl8TKIz4MZlCDlhkU/50CuJc+CVBTVWuZ5f5Dt9tsC01O8VOmyFYskbRIZ3cqmlEws7akycUkxnvYgqiFmvGoI3wb7MlAqjTDwKlmhIfZE+diRacJzWswiIobnTaUH/W9LD0isQ3gplcVrmwvVTapStXcB57UOMgwpLtPcVbDqI/Y0HLDE16IbsM4iKSEiHvkYx+B5S4SImeHE0MbUZrmmLphiWltiw3GXEUsFiVHj4/K3fQc15ACySQzBdsO2L7FLKKVcV6e8ePlAJW5LU3mjMFpy3li5KTYJc4oazGRa5iYIpw0q2ApQaW9SJMi2BwSNXTciCTHMzhq9bJkUqqQ/3AToYXVbSRC4g5kxv+TS5oFspTb5ObTuEQ+ZYokNU1jig459xef1AxC1PlIhJoixuTIKI9Bq9Q0xeQTtFmHMVAcZrgq16Ji1oce4OsmphZGPn3ZZI1FIuABI3XHPUFIdMxh2wl7kq4epQAC/DiAAZKWzpUNtFGsuqZQphYduYzsJhj5TrkGqhLWEEUAzziAAACwxnAKsJWMUkncLESbTAlFiWi0YtngyCjMUEGj6TiBFAr6VKiihV5EIclL40iPaehjAOwYgD5GE6R5limXccEqFTQAgQOwgx0JYAP66EHI3JRmOX8iyfd2uhCN8uMErtDOXN76kbdKR25Tms5PO6aSlflOpNbMaYlAuU//CxL0qRplhzzUyo4nbMEYB6CAPhwwyHpB8EF1Tafx6ASrhQTHVXUFWgwrVBR6aHQLJzDAz3S2Fn14IB0e0AePFiYzAennRnLZxwUqiwzMItey8hiAEKhQAgEcoKZOqAgABHCPe9g0SL0LnAsZopniXtayyM0sV/XhkB/pRT+xmh8LP+jAuCz1AK6Ian3tC5Z8OKADEMiBMzTLjnuwYAMAWIhWzeu9mqSUJ9CVrgBKIKxGtGOramWuV7P3R68BJoGw/YcUDoCMHMQDiQvpBgmM0VQ7GIsKpahqQUIXoph8V5NG6QAD1Fpey9YjByTAgFincSNQdfGHdUGbOj7zVF3k/8EZ/6gsO7YQiCcg4wkHEEEKPBQZ+DLIlvEcoGvaYtIwZQ51sO2GHPTqURjTZCgO2MAJ5HEAItxGPGw05RuLhI4LWDazW0DGFtSKDN5OowMJYEc9KNCB6prgAPcwwU21pJZ0PkXNCkUInvt8YyYHgh3I6OrfjOi7mq1LfSbNWUZWAIF0HMCp92V1q3ty1nRs+rKYNUYN4lGmf2j1CZ0ukL8M+Y9BsyMdDMAApxqhAQrwIx0CFoAIEC3S977ml1ghDFbosYI8GIMdzshDCrCiCwjUY76ya0Rgg1LRkXJXJ3EiSY35rFksXBa5J0BBCYTjLbyczLQCy4cWhtjNEhvjGf8JIEHBKVCDLvT5AI1OlvrydpHSKo2C1ixTsop1FBLiqihUSHI9aIu81A5Eq7vVBzSBM8a+8Gwh8VDEE2ogioKLoOAkyIMBVtCIFES3pgCo7nV3Tp1z5Qxd39XPPmogjwtAYOYxJ4EBrHzKv627iRqDYuGk3RL5GsDVW291jdNh2RN4IA8UGMABtqCINAhHCAMIRKfXPUKSlMAE96A3gVMSjxysVQX/y0c3UDCAKlNuMH05SVZ8MQB5yAPQ+kBlwE8wh1IkxAFCgIAHfIDI6cXzRbxrzKD1yoCZU8AKXcBsDjbgAOB0K5jnLsxkPAVVcOsV8gQRSAeGoe3movN/vU7/j6Ncd1CU0sx5MVR5DDUqbr7iLUP7yePy/BevUx4EHVYIxDAwYC64pTEj1n0GowGA1Qn96YWnPE0aFFEPBiC6EVoSkvueA5XHuD9ZMjl1qufAdfwX9Mf/4D4yrDAHJ7AKenCAfYAAHyiwAdg1IXAl95mXOKERB0CBe0gHEkgBB6GCOTgAY4AAbxOh/AAWbUmbAykJNjuAdLiH2Tq9sqIWcGOHjwuOGmOHC0AHJeITnsoLjRApXDEJd7uAfXCgRlg7zUoAFXggUKmYk3kJFzOIhoEqx+MrzAEDFhA3FHCA9SAWxlkc29ipyjkT00qI4fCdY5G0y3E8KUgxLLkJRtGM/w8hKS8qojCRF3RQhLXqAGmCuolpCQBQtOwCAHVKkQpxiIbaByswhmFANIeiKujJjehrEpApprVZL6VCNdrKP0vsJjbwgDc7vR/7tOHJtQHYgq5KrXISG17yCeu6B29oNJSICAM4AXbgwBWijOEZiCvSlMvBgGTLgbJjBwrQgFEyiCfsqx7ch2QyqamSs+xIjXyIwRnkD7ooLmRoKgeYtEvxj+BDlwJ5PSQLN9pyw4DjBw7sDXrCItmotgMxE2Y0p8opFEu6wgNpwQPYgP8YD/5gFE1JqLvqEbhoP0I0hvTjFl2Zq5nQiFRcuO8blGUiI/LIm0b4hRpABusDGarik//vORPCsiWmmb8m6bi9ukSQ3CMe8YGjG0VcO0mR0KpwMMnSWq0oIsd84D6EzJBpeMUt4MAA4jcSQjmIC6C3Ughaq</text:p>
      <text:p text:style-name="Standard">IG1MgEWYIcaEIKywgmO88YzfI0aMwYr+AXIkDZD2iGT4BHFyBBnlEolmYgOoAB26AJWxDdryqHGwKGBckIT+8g9yYttULR0kEWJE62HSKeM2JfU0pMxUTP+4Au92Km7JDM5mC0iUJV746n1KBx31CbAYJSFmMMtCEhpaoh0NIg9vIdnsKk1nExLEcjU2pB9yAGAVIE8+ctyConZcBEbAqmNoEzJKAUzDEnZJKJ4MK5RJKnUKQU70CpO0wcBAhj/y5Eej4Gue0DIqnOFExBHK9uSX1mqBOgALvKcf5A7ZzAEEVABVJtHK6QNhQi4cYOgHkSHReHOQiEKPPtGVjoM7+jBtMvDJHOGPvykJVwi4KDIT+lGj1s1higBErgHQ6hAhnAAfaCAe1ArQ2ABIqjGf2AzWHzOoigu5morrBJQBihQeTCEAZACAjOUmIyHBEgrtToACOgAO8gLO9AFEXiCShQQ3vSAdugIA+uqFTABKzCELbAHD/AFB0BNrcAzdkg/rdjDRdMuKrCuRWs0oiCffBhQEHWGDP2+9yqKNLiALTi0rDgrfhDHFUjLgcAzeWABIciHTKywEtiAGqgHduCH/wsQAQ2AthMNt/n6nzJxABWggBP4OmHzACIgsPmZzuvKLhUQAVjcOZ8gBBPIgXqwrAswgRTAKuDgzQHwAR/QLXbwADaYTUxNy7WThxM4PcZUCK0SRX2Y0QvgB3Y4UHewQt24zD60g1fMLGRQvBCtgbybtcsiNqwoMUPAVQEZqGCrgUWgAg8DyA4AnNh7vH+gLHmTNWRtmoUoLjjbiq2kCRcrhRUoBlU4gCp0AM5Uk2JaJCFhjPssKO+kL9H6B11kh3n8tBRQNCyAVT9zBgrAgIESAhZ4ArSLlhQQgRMUgRIYqJwD0eSSB2OYV9GSwi0Ih+VKPKRDBxebhm4QBfsrDf9day660CrmMoEBMAZk0DbF61TU44rpCwQgzYpU7MMfu8yZ/DGcUzQKUzyCpQBCaCwfLVms8IUa2IIckAJuLZOzUlcU+D573QIPQAEKqAcpezd2YIHLIwqINTFVw6d/0AASENjE27QtYKsy4Q2ZpAAGiDV58L6SKK4os6zLYgGHTdKKpYCW87MBaAdMnc2EQLZYq4G0jdKFkLCVNAEP4Ac/uzGEXIiTdbB/eMVLM9uwpdV4q6zEewJjIEJUAjdDsD6uEAi880UMmDwPYIcQeykSI4FAoC1rRTV4xazZOoSsMLqOklYb88GWAkUQWwRw4aUuJIgoQS+89SNwO7H7w6T/fyCCvAPTz0rW61LXPTCANEArZIjLFfiHU+uCVfy+7/jVA0zWuVPXYZiDNLDTLbiHcdwTH4ABQ6gBCCACH0ABodQ7mjjRPGAqc02SUO20iuDNHLgAZ2ABFEAHEcjZLWBaCHpDhZhD9INOk72uzPTDmJwphAysdi3QA2AAA4gHtNoC5eSK8LJZLqKCCEwrgy2JOTiBKqXXf1CBrbqAC9CxPPgFIqAAEG0uhXhTjtK63jg1U70HD9gAITAABoBFfvCAIsQqIdWrA+CtFNgAAyAwoyNY/EUHE6gB3FvAkgjVHDgBetMFTECBvYvbkOQWkrSsAyCBFejZoqDfC1g2FNiH//3lM0VwB++4zAOezg7ABDnoPgPUBxXogA5gAxEwQQr4BRXQB0JQ0J7QVQymthQgAWfQ1mp8z3TwVzsohYUAN4+jLztYAX2YAw/YAitAATBQARWwN6z4BSuIVq2wPWQAVp4aQBQwu/T7NVCBkbkxGwuRLHIlAReU4ReeUoGzKe+IB1j034dYO3xNg4gA3rW6vtS63EOrCGOuATBgCAO7gFtTiE0gAVr4rPxQAUKjLY8osVum2AHozUYxMHEjgX9Vh2lgA0K7BxEgMHgUCR8dhizGCplE0pjkQ+3iCV9e2svTDAMLMZE9P8rNCjuIQe38B3LIZB/UjdxSq3v4xZGwV/8A89c98c7eXdDokgdbC9mSEMJ7AFD+u67lnVewIWFORQEnCBQNoIZAYDRvW9JwBjEiKAV1WL9u1WJXuwoHuFy1OgET6AasMLAnEEtv4w1tFjaQZlV7jklYOFJQ3hN6cAXRhIDm3QpwSwcrTRE7IIdwtlvdcAcQ5i1zMUOUEDQbU4RFWCB3FIl9UARkLeUE2ALXpQ02y4FpNIAd/ZbBcSHbKBZS6sZ08AaCM7hCBLAKpAtd1FkRA48S/Ghvyy2k+wXHLAERKE5PTdcTcAeR2GAKTIEVC5S/EggH+NMK5IgWXFH4TcDmqgthLlgNCNA288UOyN3HtAI+Qy4Kq6wVFdL/PhyIwfVDdKUAwiyJUuCOEmzkDkxd6otV3L6s1X3MC3hcFRjtA/AGB2PorYpMAhYOKjBm3vqHN51k2vhnnqUjPMOCGrg8/jOBZ2CHqBTI0cYucy4UKrADKazUvaMCXTMGatAFAMbpLdbmdMisQMgBwr1C3ixYRDSIEvxRAk7FN1YIANAE+NRMhnjFWOyGI+MarPrcx93utIyhEqxSYFQIdXbBOAsgSY5T2ijGx+kJo3sGV+hwcVKIpzwBBhABEYCAHZayHAjacJmzuLALJ6HlbkqBPLCHq5UHAl+2eKhG7ygufji0wEKMobVSuTtBXlYIFdhcF6aCX8g7Xk0nX2CB/yq1wyDBx5uwyXGkhxKbxvf9k/hlA38OxQOAPGLpYhbwza2YQ+TyM1iNMrY8WXvmbST9Bx+10pl4K0wwhcjssR4Vyi1A0yX/5oXgz1RDgXgIRSD1Dn1gAU49vZ4IthDjCO90Ko4ggjuV2dXZWl1V5JC+hw9vdRWwMbs1iopYAeF2XZg+OzwHcGBfUCLY2HBALg9YQDQJ1ROIMzKR6D2X8LkTWwmHBW94hkYTCZskAV2A5C3xnaW8h/SbDVsklvoDWR6h7AmEaA9/6zJxxh8Up6tZMUS/ANoKFmmqscwyBib/2y7wADDg9tlFJEC5ys0wcm5aquXqMymrAbz+3w0WW/9NglTfpIfarEPvcIcciMtG3WDrBm7RitGSg6Dp9AETSIALAFEtfStwmy39lPNwll/9DmcWwIQN35OKLcKtKC65LoalKzgBgHTezud6/r74Ftu3wgkSNq8+p8Ok63kSEAAQp4dMdLmyuwAfQPAS9oEPAlgSSLXTa4QVl+FDNgRF/hWFGIUNOADlnIY9fIZ06DaRIEkHp8u+IwFsqESYlsG0++9gxz8yAQAiMHO1sjWANzCmNY0fa9EsVtlrl/DokvaFeMUN1PDvmAay5TPMYtjKirLZwuWFkPvcO3p68FEwZYjTfl+zlmvxFAkbkIN6IHCFNVvTNQb0g3QbTwCOJfD/xR0ATPiHmg4XnBqNOyqgmj94StQ6/aKAhANZlxDSxMPtfSev3rRxGwsxnjhkfsiBd4cuZ1D4sl1Yteoq3nCAw4s1W5UHja9ou2fx1K4wzVg7rprnhVg7ThMC2cGK8KKANWiIckOcWAeIZwIA0MsHwMQBQwMNCniG7AkyeezkSZTX6uEAff82cuz4L80Fdgw65CtI7x+Vf9M4nnTg6oAxdoZEpNiYb6O+AfIydqTXaBoAAQfumQCQrxsJYweI/GtkQ86WHFI8NqVHZc4JdhBW/As6tKhPjvsubGGXjt1DZGgDYWF3wtW/fDmReWhH9S7evHr38u3r9y/gwIIHE+ab/49KvpslNpygyALMP3rThAxgl/HwzUZUKD8ZIGRj0Hv3BnIMTRSARwNZIehaubHRP3SK5D3cgsz2xNtqD0ix4/qfAxQH2FHQ4LEDgy0HUDjgiNTYiamvkRuz8ouqrjzpkNVGu4WiWnZbKHTo2GGYsRqLqGxOwA+ZovWF5+ttlDif5mlUNBekUpA/PVrQNyCBeKUAQTpvlYbQFiz4kNg0GkDwHjtP2EbbbfLYxoIKGwUnmggl/KOPB+wk0MFJB5YlkW1btCWPhchkRAUAKDTGjlsDQLABCQeks9VNukCwxQlz7CVXZZ5hNpeSHuW0BU977ZODieXlVUJDBxT100FDDf+kzgoIincbjuA9YQyUGum1jyL1jOQXBhTgOIAKEKY0YpJqeuTVaABQIWQ9Bxj5zxrDOKNIPNMUxNFKpaRhhTHDkNRln5pxpBpaMX4Ho1pEzlHKZgN0JgRsBZp6KqqpqroqXvkIwYJZEBCSUk6W2eXkADJ22JUJ9zxTVGkC+ApsR6ptAUE3d+zZgT4qCCEELRQ444Er+ujTTrMlOKCoShgwgGOZE4mLIz8UYHDTP4AeANdG9CC3xQW0UFXKCuSooAIYKghwwgEiNCuEPr5g4IBVN3WQADsX7BMXPRJuwU8CKiCG0kms+kWFfgXplx9+0xzmcUkCWjyyXtnVE11HEvL/86MGNwFAwj39qmDtvZiwAbAKHTSHmA81bPEmEfwyF1kJIsTs77XW6vMswAP/0zM7OaBQQkmREXEAPxCkcNOB/JxgwF5U5LSTPvfl1FnZuIbjGV/okPVmXqFpSVAjof0KQCMl9KqlPvYC3I4QzurjtF7oQDoMBn1REU8NOD6DAt53jsgC2RVHtlIKezN3VFJfb7QCBV6nUSpLsP2iyI+69EEpWL/Fk0M6FPyyNO33AkxOCaUgmabkJPv+O/DBD0aPAxscIE9diNXKNq5QfsZrzMR2JexpqZ2QdWse/bZRN3I4gzhVN91Ezz6N07aiuBUlvM9N0xyYoHRNUXcBOlT9/wRcKbq7/dbEjMa1EXLYoYg0sAQ56biHCFAjvPrs5zD22RjGGrgfKqhDWQv03XME1ZF8+IIFRNqAHRjyjLmRDi8F0UDochCP99XAF4lphBOoRxq9eGUm2mLYP1STulL8AynIUJBeqNCOXM3oME+6DK5kpKe8uE0kVsKLaRYCFITMjR4x9NVAGlHCF/ZFNuNhQ186IKccUMlBG7nT8pZoBx6Czi1MsYO64EKPDG6AYJZDSfFO4Iw81IRSWZQcOmqQDrjdJTEoYVLaLqjIRTKSVQXxAQueoIj64UmJVEEkaHrVp9LAwksKvJSPkGXByLCkJH8SQToSgAEtSsYmrSxaOv/SMYA8kKCWtiQBBBqXDhOIiB4pyAM/1sWoAFonLz6xj+GWspFp/ORO9DgJMa/TrnwQgUo1oGQrGxlBj/nHTvnppqJE1khVAQqIkWHIcDywq2oaQ1YpuU9i+kfKPBKFCCwoFyFOspJq8kMUXLkPYiaWImCegAjPbJfeYpmHbtghXUNCmV6QhLb7UEaJ6OLIEZeIF8MFgpB3YR3dDhI9uvFTFITQT0ATc5KDrikkHi2k3oZlI+K0DF36oJwKLTcxyrDDQfmYxnMgOgrj0XRRHMlHmIhkgJVEkSAXZYMHnlADIcQTM5mhmKvydNFxcrWrXu2LL2qQngdJNEod4UyU7Cb/PSdowhl3s94WSKALHjKqdz0kQbl29Zps/kMFJSpoZPzTzXwUbzgJ0Eg+JJSgQUWGOjWQZkc0s9XTRcc3R8UYSv7xLvq16yTZ4QdxyiPPReLnMAVx4H429kL/wOOrpwoq2DyiAoSdhh61kkpDOZKSZrLEtrnyAAQOUNDeQXULVlhECEn5zJJwDUFAPAye2IG9lSAFG8KM6BGpakSt4soyGr2LbJxIQ2E9Dm8MEU0Wo2sFIvyEpc+8IxMvkMonUsUnVHDbIDEQJ3YcoI4YrUzWjNORzN2DOFyBIwQCBZfDdDBh8Tgjuu57gXoMgA1MRUifqva5PBjiGSSoyTTtS0ok/1nUtSY+8e8mpg8DaOCZKymIHZxgvC2oEycDSNMliagmkW4SNLDwxtw6S4+glUsD+lGJXTeSHUMwIHFUQWnQ2FHju9CDMvIYbiPe5zmOYGAYUUtDxU7in97+o3z9DQte5gfZjfShgx8k2FYVmbEX6oebdpKMhlFMn3IyFroOwBRnvdJTTITwoH+GABht8o8UkMAZJxBkxDo7vWcEwqfjI6wBSABGWLJMJf9A4Vl+xFCHeupIiFySTpDYkTS27XD0pUpQRliUksgNLLyitBkZBhQDQECveZmSEzGT0nNqlgHpyAER7CBhy7jwJLVix69K4B/iMSZq8WhfBuMXU3nUIP8eDmCubT2QjgMI4NvTG5ZTOyKbK0OuYvjpAATSgJiyJlLP9r63qdx2gQ3UxL4OWERInBGiyAzRuznGMfTeChphGUJ6KvmFFWiskZUkeSMHcsaJ8pIdZ9gwzhxB4cpIsAIqaJldkRHSuJnTCKPeJR5W0KBeoumRuglLyvrY3iLtg58I8seUOvfPKPEtGKQEwpylogchICCe4uTDW+xQygA2IIR4QIBKA7jVa/5RzYfd7ST2iUsA2XEPD2zAB0SoumU6RA90UMkQZN+HCC5giBPcI3XU7Vxs8xIq75otSVTF1ajapogq0RAhCsHbFNELgBcH8Ald8AAKfHH2wbNAH/D/pYrb4AWBW9rSBL5wgEh/xJV0ieAZhpCVjcVedxYIAB0bGIAh5KElqtEDwYEy0sqnQR3Hk90HBkjA8Vhmki6R0HL5SIEIvHGbC5gAHfswAQtOZqTtOs/jQr8+9qV0AYncowYUgEACcsAPC5Fn5SQ263/XtmNhBXnh6G7XStgwgEDwwwMGQIEAnEwVRt/jpWecBiZURiqsmUcURJSxwGcEVfz8Qww5xAmQgAGYgA9kFuYpwltcnnkMQyBwVkcw08FswT3IFVdt0wSBDECd1jSIU/b5RTnFD3twRBOdgH/N1nbYRoyYhbl0BHv4FY7ECzO1S2TQw2ytCEXESOyQxPEh/wSMlAUypMMwBFc7jZqQuEXetcqpIYaVzUjzoB9e7AOk+F9HNBV+xFrx3cRsxYT6wEgXmAvOUcVYgIuZpMXduI08IOCdlMIQPcHXNEetsAAF5EBalIXYiVzFAFVSXFdT/EOcGIIgdsfptcxyNRXLEU2P1MO4wEilpUE+hNAQldgKfiIoooTBGBunFGFZGAIFqIBkTQOr4QrZZJLiBUssdkTxPMNEtMWJVJwDrIAKaEBz3EVhGUMCgJH1RQZUPUF/OcAUIuJGqMC3WAh/xZbkvFIHdEAJsNRdHEzCUJJH/FlW1IC8jZNq/dQEmcRPHQZitFYo8kUJIEh/GUivkI3LuP+CBxTYFhhCDgwDGNCVTShGrxhDDt4FjUgBC5yFTOQAA/jAL3qIAQzAATRhDQjACqiGM8hVYnRPoFQhXizP80QXF1ZShYkiXjSCF40EdFEFjWSJrcnNQlgOALjCABRYE54ABaDDt5UQeJnPRGiKbTyODyDMcnwScMzYAPhCX+WJCgyDKpxiArRDbqEEgsHPU3oIJuzBCViIUoiCCixkXJDhlvxGKzmAPlDAcDiOKWxAN6ya360jW36iA6gABCiCIOIjBdACV+LJK54kSLYD1+yN9MQaUYiIIYHGBoSE2EFAywwGFcSJMaTDwGGgYohAFwAkBmQQYy2KCpBlE+YaYST/hjNuI076h4TgCBgKz86plglOkM41ggq25ZOJjzGZEmxGBumUCjP9xpHFxWCOpPjMJga+xkqoFOlMQ25ejEdghkck2dE1RRtyBOnsZgHiB2yEhcd83f3Yj2vQQz9UTcUVUiLaTzFOk6XcBEf2RBtKhmvcx+Xpzv/81P+U0tehWfhwUbvwUG7ppaK5pn7a2/1c1NfFBU4WIrEt00pd5znJ539YziRO06UNBn2qBE5G1m9sorL9Az+ekXM252CsHEsk50mo1G2KYzd9U8/VWTf5w37mRcZQGbqwXJj5xG+MVrvw1l4wEzaaUAf+j0n8j6WQWX0Z6HLx1Xt1KClBmEBm/5b4dGdcyGhAHYlN9M+C3kWPCuT4/GaRbsQQvaIOHulpedylmcSijNllhSdwvuAdZSeHzqiSpiibLpJktJeGZudlHamn8cXlzVmUAoaGWQXFsChtnpGY8RW3YCgQXmlgQNeHGupxrinwzJtpPWo86ZxKtWlPkGkpPWnVmFbuwcZWvRPGRGhvaYaAXNQmbhW4FYyw6SZK2NWN6pYz2YS5FSlhZei85acJ2Vd/mFBJhFlJKEqpiKlKuFh+LoqVlhJm1ddyQVicTdtKsFqyCmtyYsbKKaiNipkoml8HJmsQklk3dVaqWut3yiiljqtpRth+FAy27tV9EGo/6mZKsIei6P8lYjzTxMTZYRDMe3bmiA1odOqoriFriFWqg/bqtBbgOUWYpfpOM52WpJpjN9GDOpCrxE7sCrYixV4sxmasxrJlA5HjnM0bM80bim4syZZs8GCSyaasyq4sy6pKxqimeqKWx7Rqy9aszfLF8mDdze4sz/ZsykoqN82ZxzZQa/qs0bbs2TDP0S4t0zbtOvLciAKUfXxT0Dmt1U4sdGXU1W4t13ZtI9lHl0aQSURQxxSt155tKFZNxYAq2rat277toSLGnEnWfTTTYagj3OYtvsmTu+mt3/6t34asztVZz5VjngEu4nbVnaRUsSau4z7uzX4TBHGMx+KH2UIu5mau5m7/Luf+n2piDDlqhuhiTNV2rumeLuqmrtU2kMdw0+jWWTxdrurOLu3Wru1OrH6glsaA7tR2E97eLvAGr/AO7/V1zGBJkFXAbj6MLPE2r/M+L/Sm2DjurqSOruxGL/Zmr/Zub33FU+460MvC7u9yL/mWr/kSr0qV1tjCU++W7vm+L/zGr+Z6b0qlb/JG0PWmKPUSblwUZ/bBhuS6p/3kq5TqZvuwLttSqfwuMAPv5388LHNZlehOA/Nq7ASRY1tuDF/476IKpIa2ijk2sAiPMPZ9DDzFk8PmrvtSqpjm2X+yJQaHTV7wlsdk1n74Bd3iJwnvMA971eiObZf+VM/lb4pG/7ADQSoovtjOTan2IAYT61ZVjSjoWiroWkUI9zAWZ/EFtW5VxWwJJsb4sqlkkSg4DVbB1HAJe68ARyvlrutrQHD/luNROdDMOWrCajEe5/GATKfhdun+UgE8rAO5kuADSa036fDeOuwL3zDHQPCZ1u05cYxuaYyphmye6jEmZzJhFEQJ6JcnfzIoK6IDCPK4LnHujlmYrmIDrWDdRpD/oMTGfK887VyumvCUVucNO+cUM6om97Ivt4oi8oWTAQApj6vrHpn4kM5/xHD2lfFzAvDO7RxKgswP2odgXVRA+S/UfvAvd7M3q0QK6JcwD0wxt2kJ5nKrCFbvUply4QdKbv9RSgSnzpES4crtvEmQYbAuS5Cg8u4ogJYghObro6JgPLMuI9dV436zQi80pR4ZzwmwuPavnYSs9qxrPMHyUcHyBMdzne6mp+KQToVNf/xqZjTQDw/m0Eazp/XOvI0uSpDoKVPgHTM0Tdd0KMozBE2TQI5uj0qQ7oKbNJ+RZEEtanHqkloyOUrtsc7w0P4P6G4TPC3uRi/TKjaFE5soLuPyo35Trtq0V3+1a2KGBvcvXvDzOZujCXrvcTLTaTJX0MptDm/07vIF1JZQz/XcXJso6Tw1bJDt535MCQ5uxzIXL4O1YR+2VwkuNy+TSZ9mDv+0FC8T/UIQCruzVX/sOKb/Fi+3NcNMsQk7cUEP7l13q2ZTsjl+k88JrVsjGWK3tms3knsmNTqXdTPVmU0gNVgCVA0brqVQXNgytmBb88cmMBTn9JKedjfdCRmnJjdhqNT2I2res0rdM3G/tnVft6rwaWlbKt1OEJI1Mmsj2QNL9sdwKu92KwSNteDayQazrviE7TlCSPu8Lm+7sni7NXQd8qIYElpjNHb/N4CfiiEd8Uw78zlfZ+jqtlXzB5I+aet+8Tf931bTNRm76wOPtgnH8iELcFRjlcxCqR3PdoCPOInPh9gmbMdyTD3fRO/gqfgoL/tKMWykN3bWakRR76cOFlaX9+QmKUF3IDhVqmrx/6krBXmJHzmS90XVjKNf9Mfk2vNLOyf7vnQfm7Aav3TuBhYUM3gQrVbQpm9TLLGw1XYkBxQT/xw8W/MkOuoTJ7mbv7khPZCN6x2EvG6C+/d9Y1YbbzUE+/R+TyjsHok+ie6jzitg4yloM/ZtAitWTWJ/dOkG7e5Mvzml/3csM/pdhGyGf648bxBhfzcE</text:p>
      <text:p text:style-name="Standard">qzEdH2zVTOnoWqoh2bMfWzSh3wcy+/QqzzGEbNBPTLen91yl5zqlTzA2rlS8SrelvOuD2y0st/S71vqAO2wqh26S1XPYEHYro7FuPfh4vytaO9NydeuYavs+43IQosvXXbCEJ+mkk4x/LPZ8PBNLCmW2xv9ZfxyuSPrwQaFLuReGxeo6Qyc1YfnAHxaYPChFQm7LagO3dxcif4CuKHL7xAi2mBF7cuZHdWPJAZCbUfB1dHYswg/2aWqZAZxW75gjdLor3X73SbbuE4ObiQ0qqtgHYM5QfX2WRARiuMihrSluKUBVOqhTvRPGveO7QgsbZfCDRIALRGxBPbCAXWowAIPuzN6JVUmzEfPqseYy+CaZbO+FNoaWKfeOl0e2iTo5yeHVARgAmEMxLXvoOSLzxzzZO8n6zrNKurosPdQauzNKN0wIjmyBIA49ViqHw41TI+SR7C2gxYzNR/p8NyPGn+UARfCXjlCAQ6LFP+RAHc3yqaP/tMO+MbQzTFunt3fX8U9UdwoIRVDK9gtrtAQ5dO8KbvcolcdL6BQfZzw5gBBAgAc8yBkj2Wk20KN/VTegwAB8WHaLUPvdxSjA3S39oTzkAAXckufh61epwADkvK8Vfp4gPkNPQx4hwz9cABF82304ADrck1vUkeV8PVDDU3E66voCtirL+TQ3qV+slsZ48HnPqVif0sm4woWv60kDxD+B/6ZRoZcPAwN2F/blc0iPyj+D+Qo2ykelYsGBGzl29PgRZMg5B4xBSBESZciDAATcuycAQMqN+gYgG6BPZk6dO3n2REmT3U2fQ4kWNXoUaVKlS5k2dfoUatSNvmqw28Kg/4NDKg4b0ZuGgYIzeSyEXDzYiIpFrVoPTtzYqOLWh/nOYox4seI/igOnoT2oE+00rhE51g2cr+NEuN0gGDshxU5ByRMlO3Q4MK3DDgovpLFY0PJFuBjRUkw7TepOAyf4QVjhdKWAZwdMxNRJ88kAIal5O6WJRWhv4cOJFzd+HHly5f80QEgXtKzltn3pJUyXjsRrr3YLHvQ+FyNHjHRDb82rODxazBQv54wLGvFArYLzDoSrVysVXRC2nDBgGS21RJuIHvEOSmihX+yy6LutSmurtOUGWm0LEjSArRGW7qHNtpxosgknCUXcqJ0BggpxxBRVXJHFFl1Uzoca5MkBMv/UCBNsK72IOAGZGnz4hx6LAozPMoP0Uk+gAlETqDsgJdIrs7siCs++tHYK7J/7jBSIvCwjWpIjvwTqhgTHDGiEoPE2Ekw+jhDbbIsL0BHILi77sosryVLcsbWTmhKMpWdUgWknmrYI7sXjgEI00UYdfRTSSEe86B8ATLjHmGEwSEmFBNh5BgUHNBKIgX9WECAHfuRJ54INUtjKSonySWGDGp5j5wQILkxymkX1WcGEC/hhJx0PfCglx5A0fMk2S705QIASwPDgGXbYyUGE16ggDKT9+DnBlYHo2ecCdrDSgIQTrD2AATb2SsE5eaxl5wlkcP0PMXoc2CeBe6y9xwP/MEqJ70EHfGDgAHbkuYcBIXwdCJ0L0kmgHSJYqCcdCjb9h9YB/GXnWwtRy4dchedVmB+sgESzhA0u+PgACDC4q0DCUhBAkXqIvUCADi71JtpCa2J0oH09SJgdZxLwwYEgJYL3WykwgMBfGv+J2BgGVGBjmF2eMKaGDUqQSAUKEpYn5k3jo+LDm2D1VYNghzUk4FIskpUKAOJJgKSvY+7Awa0elpTwwg0/HPGhwErnABQ6BCkFEdJp7cICBxLAA5NPTkAFuqYpMB8hMj95i4WIaBqtRU3wYNh5kTlhAwdSWrY2gTQ8gAQRTihdXmuxag8kMh2Twr59crhKBBntrXeL/xri2aq55+RBZgtjtnjiACIua+5jeeR9wgwRUvDLqxWolvdWeU6ggIUTByo5AbPnZWDTiBWW1/snDvVFoF+sKB0Z+jOGtTRFGCGY6GTWusAcnPCXi9hPf9aSBz/id49n1O42A8gNiujRwehJkHrI8AYJ/KSfPDjjABQYgDGeEIgDGOAfaVDEE4YBgRx4r3TsuAcJMCAFRVirXvIiC3nygZubWIYm8hjA6k4mj/7EznL58IGJ5KE/6mHhCTVYBGl6ZSKiJQ6MYRTjGFWUIzZoUBHxsFxI8rEac3WAIzU43gVEEA8DMOAZ1NNYllBzQGvVQAToQMEAhlWDOaEGKDmQGP8LUICOYJXOR7OTzT0waKkDpCMHBzhBMebgCgb46x7iA9NH9lOPA4QrSWm4gDFykAOAGWAR6bKWBzqXjxWwwRUJwKQA9KECFZQAes5hR8ziQQSEGQNaAGBTcwzxhC54YAPoEAALrvMc3UBMYic4QQ0MkAJaoGBTUrgkHePhAxP80BgU0MA0AIABIZiAJBSIRzvYQIim0cMXCKyBCQTJAhbWIA1/oQc6qrIFRZCAFkSgwO7uwTgMemgAh0JRPkrxwfUtQgoIQ8YFAbAV4d3jBCnEgAZQ8CNyOUaTJIjHIK11ggTUYAvQXMRC5aVOxBRxaPrQSiKtoApGoiN51mLBj4D/lA9a2OoCEJgDJlBQg0Cwg3Oy8uM1yVhVq14Vq1ApUIzGUhaUoCUNN6TqQIZpghSQxwHxqArsREUFsOgwO20pATzZIYrX/COJyHCGCEpw007pkK8osZRLCPWPud4jgAMAQz+A5AAUHCA3YEiJ8E4wh+LN0DGxu6kPWIC22H3mrQwRUKUeWw9ahiYe5RoqXRywgTn+QnYCOay9EBUxIf7oMoghAgnclaTQdVZOl6GCAS4JAV38Qx0GaQRYtoC7szqkBCJ4xhZEQYiIIKiuu9LLtOoFqm0IDUSYAcBjoaqCDv7DAQTNjRDQsp90LIyv8REIOv7Xo3hQKnrUM4SunJba/zihA3S+QqKJkMnXz+VDBR7YQijHthUfQIBpgrFDI/56AMg4pG0oyuqGOdxhD4sHMTLcoEzyEY8ZHpEK9rsHf9fY2oRRoANomsMJnrBHLuWDDQnYwlAF4seMXcgsLmYHjAU7yUrSNQenk28HEhAIcKXEW/4RV8QWHF9KHTYdJhnIZhaSho3Qgw0KvoAPgBe5DYUKIRRAZuwwwxznjFggxsNeYWXVCDTphY8cy4M9DsBmgcx4CxDoxkaGyxobD6RTxoABGAQjznSobCOl+EUqAkHJsWXQfYjOXCQ3UgISdKFxAMiH8KAj3/kqYqNohlgNvkZL+YDlW5pl2wCUqNOtHP+wptpFL3GHjAE0tSdIHWyEEwRwSRKUwG6D+/Cymd1sMe7DCoHQzRpBMtALHCo6/yjXBdTYEaCQ5R+MwaQr7LCe6G7oP3g10Qm0d5HL+OACtS6yBSvZknRi4CGyJYEzQPU4j5AJV6icb7kMqZe//GNHV4GjQLh8gV9sJB+ucCUJzzuQeKTKNfTwnzFoOUqBLOLaY91HDVqhCC+LJ0kC1VdLKNmh1TiDBMcdCLzSIeWKc8wEhjilqUQBaj/fWAOiqAfQ/I0SXDNqxjBfAV3kk1p2uMYO3sqyBkx9tQtkkdEb6dRGH0qPwT4DJg6ZanRwei9T0wPe600Sng9C0a4QN8v/dzWihp1dd7vffUUF+kW8v9iRg6QWGR5wl7X/kQCd4nkgYKlHDuLRiDMGhQ1f9rqRx/btTXTQKx1U9kdYovMj32OvfXVSpVrCIZTsZ3gbsV9UDz6uckH6H3BiyEZSQAJ7VBbxTFp9B1wcyhSs0SuNyGem/+G/Q0VeXJg/SAriQYIEuLJ0LZ/Q7gRtnwTDeSODTWansugDj09+Qw+VibKjq4MchCtIS2oE/DBQCoC/JLYb2Yci0jGMDowSTuxOOXofa3qc1trdkogsRqkRDOUm7sxJUgATTCABLuAA+IF6+EvdsA3vKtACL7A4CqRE5MHkZIIedoQd7E8vsOZ3OgJe/8zkH/zofhQmgLaAenQoaJLoJg5O7LxoN5RFNgyhsAIFWsbGO0hvNhwHJYRn57iEXLaAyNxNLy7u0RYu9hiAH+REXMwnHSJIYbCABa1F4XhQ/OwgIpQNHRTBGBLACeXDAVyhfTRnXphlIPgk5vjiQ3iHXq5oDWvjgGKK7mTrUsCu6ELiNxDFfFxwgHqHHVqQerAi6pxD/zqCvsbQ17hlM6IQwMQlH8TJEGpDcLxIpzCM1r7ogGxCCOTCAXzBA9IhEOylEEunTwQiwzDQFV8RFpcCQbwhVFBiViQHO8YnxV6vDGcOApwBXO5AlV7wfqyoXmAwJjaPFTsxDzlCQzjKdv9YTvwqBZ50sA83opRwD5ugqhf/oWQ0ZcuGgZXmJEngpAXnxXsUpl6wwnyQqUYKoxXnywqypgPW6HNqzxDQJwcSAAI2gGqgUSBWI8sGjU6obIC0EBVfkA93b/SghAuv8SOUbTNYyAXvp4oqMmXujwhhiBEVAQmRb8sYIE72oSM24ACSSS9kUB9gZaoObyZs0HYeS162IAcGAAIMgASK66zUjfhi0Sd/Eig9AjXwEQlnBj8+gsmGaQ5KAUjoKxBUxmnopDloUgqogComZqnYQAXAQAWEoCt96dIWpR28bQDCoe+yLwd30Mj8bbDYMCQoiyPjLAfeqCM2LgE25h8wIAH/jMEKHk4gGqE52EERBEArHcZhesmXMMABViAP+OGUuoISebK2PBIrqK0UZiyLNkDUEIMlDsAtEW533jBJNqF9PMAA9OEwhaAd9IE1VeAk4G1i8A34DOtSpA/TAJEC0mEwVYA1UbMwhUAIFDMRTYkIPMJ+YE8gEsIYpJAjiOAkayd0ylI3BgwLPCAUOWJR+AftqiIHUOD3QIdP8kAXmFIZg9I8z/MCt0SVwiGNkgQBIQ4EB4AcPmca9k7hgGSNiihzLoAW/kEFaoIFyOEj1ub/vkgl5w0gOw8gB6It6YyUIKAenmwbkTPOPJICVCDxGABs/FIgaA5cqA0/LIP0wg8A/0DU6oiPXOoBK8CECgKRrYqKGgnL5Vij+gZCBtvhPUP0SfQhcwaAfxBwK2gOJTNI3jr0Fz/0c97zpjyqTKSsI0qGQhvu5DZiDl5gUGJi1gAwE0+k6h7GkhgsIu7DOVujG8qtPNETTdO07t7qKvDSI/6Kwc6iZMANRC+OG9PMGVLh4cpDuC4jO8mySEFC++ptNqaRdiByTJqUeN7n2rTmSV8PL7msLzfCsS4psNzt7ARCnMzFKCnVJInvOGNsIzajHuQkKt3sUx5KIEVTIDSAAq4lHuRDRL2C4RSC3faCS6gATqfxJzSxaB6LkvwkNIBHPyAg4DxCxMiQIzpAHCeVI/+IC+zGBqdAZMBqjVuWUYl2w0OJADKBBABE4B4qRBcQiRnV1FzPldlKrFz4QZ1QA/Pi463YwdWSRMX4yjs6iAoNwV4doNjSaVfS79ccgOlowizzMB4FtSUusVkEwBBsk0H30EE9Yj+GSeD+AeTokiNCNUONQRHcoU1iJCh8wd1AQ1wEAgxYwKAgw0noIilR9Hjox9Rkrz8/RyBo4QKQwfQEYkf8dRq8kLQSxq5GKUfU47CQUNfywcXQJmJ7FTgmCt7YoQaEoIMQwyBw5KaIcFE54ggvdFk1VBHIcSNWgw1nbYPcrSW71FeFdFH91ETItNxKpCfRVW7nlozGK2HSYQD/mIY00EsKasBeAKrctpEmoegioithyOIs9KF9duj3noQ5SEAzC+RAsVODzpJBJ0ktn8Fho1FGh1BR5e/1MDRj5xEcO7QxQUV2EGMa9sMZiqVzOm0DRKAew40E8pEFNgFPFsdaBmAsB44e89NVGUcERK1Awiz6HipiTIsciOQffKF9niFb/lIw0EUz+wJkaSMFtEAiSoEIVgl7eDUk4BZR6IEKKSjyIAIxWoYEsqJYHbNiGRWq3DQvFcIK+vNZTwAacQrbqPOIKLdgDQsX7YogmCM3iSXmvhAm6VaBFxhxGqEEio1eHIMfIWAADqAVqqhjI0P+quIe+AFgGskEqEl9/zRLMFqLxlgJAsppAzyARJcROsiSAnGQ3prlUnJ2IB54hk8PAtwXdDFW9SwUJB3LX06ABAxABH6kFFSABfTnABLAAHzBFRaqHkr3DoZPhyjAAOIBAljjAsQKRUJ1lEx4VRJACuaAGk7yBCyIzsghouhmAzZAAGZGjK8lhX1gAzyGWRAjBS7ljwTAjhPAEE4gBwRlaf0wpzgC1+ThGRjAAIRgAyggB+hRL7DWOH8oSjVUizqCuFByWlGs7NyGcsOrEUTsmaJJBLIJUwTNTA+ZgVvZlRvFcxzAh3LoIpEBfTgHV+nkYj1AfnqHek7AcZjSL8Zrd9DRe2bEAARW3cIrlP8tNxoJeWGfwRqdsTYLeSMoy7Ig5mVFF3QlWSDsgBz28pidtBRooSZWUB6wcIc04NfsgLOOeXqcKAFMwFflUuGAj3yF6ZgDwRAowDls2ISpR17IsCsAYAPUxWSmR38UwQDsxiBq7wCwsAUdwwRIgLAuDaKwb2o5y1qIUWFCadCG8wCyWWvnUVlHVSRnjyOqdFCkde4GjFoR2VepYI8hq3T0h10h4ADElVzj9pV/GqhTpAT25pKeyhlyAAJUIP60tlw4Bx1Y2Ik2aQ2yBAEvY2qKWYdqQAD8pMcqF0OTRd2wj/NgYRe84VK/1AQazG5os4VDwr2eIS6tTpKRxBvn8qT/CYIemLWZ/qvTmupWDCEHKIANllowVkAE5vJrwiYFgMID9AEyIyYjCS19XeY50oEFNiBuOpdBXaYeNspCiqYD8oA1AqgLagAFdK2xfKBfqieF9KFBRS2DmJkjUsCvI3h99EF2MIKyXAFENa4qyBB4uCwHOHRCDsAZwi4FI2qspqp3XzI3vhpp54AFwtUQLsAEVkBsVZltllgowDqovxu8iYNm8ZNN8iVHsUnh8qXi1AEk8qErAJZWC+MvYdS3qBol6EELpgFMqMO97YOuveO8OSK/HXf/BMNED85NqiQlPI4j+oJLUk5jR+bO4jvPZAXPuOU73kK+TrXB2Vu+utXv/+QrPjLcPdDkPkL84NQBdJiECu6AxRGcSSLT7xhcINRhL64VP3C86rJkvhHcabribgTiDgjDctx1x8MbyZOcKdqDUiQCxuuSFxEDTSLCcqgNSWBlPWaTx+nkyHkCx+kkxhtSJ4IN4iSCyBOD2qrWPUECLvwCTXycW8jjLyhEV8RlVDyizevbAwlcemsGP4+cwtfkLkQUKigKSJbkSyLky9juKAW9MEScUhw85fLct+xxvm+Mz++CINQjzuXjy5Uc1EOdKKb2IfKzy1WJGy38z/2OSwaGL/i87ZLF1HLEuz1iK0gdSuii7WSFanUdeD7iyfni1j3i5lgcRpmSW3KkZv866NbPTiNWvEBq78ziLy3k4lqnRC443Q5M486ZXSIElunWI7eSD0RpnS62JeXCPSf69COm5MFhhVLczSA4/M+nFscDnR5cHD9HgzDujAocgDAIo8lXBsuf5HOCz9opJVngA8xF3eEfvjf2zochXvL2PV+IRNKibczUneI73uM/ntmgtBs7vkAMuhhUIDJyxAFowZ9grnFBHuZjXubHyCkptOOZbq5UYTkhgAjiQQSo6WvIUNJnnuiL3uhfxD5tnuRJq3vk5QUzZuG25OinnuqrnjieFioDnOIdQAgW6lZqjgE2YamtnuzL3uyVgul2nejl4tDvo8vPHu7jXu7ZCEr/HnzmYdwscm/u957v9146it7HVW7o+57wC9/wDx/xE1/xF5/xG9/xHx/yI1/yJ5/yK9/yLx/zM1/zN5/zO9/zPx/0Q1/0R5/0S9/0Tx/1U18mat1IjCTYIWUw2Kg7qPbOk6La2929teJItpzHtd4o2uLImVcqal31U4RqjyQ8igTxbv/tB/gz6PooaXAyeOPcj2TgO+L6n0LO5atO1mPqOR7Tf91wuMNLjEPTjzxW7kRP3PVLiP8ocpnNP10pDLy/i79FUKM+6Bv7mx9vPC5fAOLfv3z5GlFpVJCKwIUMGzp8CJEgQYgMFVKhRzGjxocTH1KZJrDRxpEkS5o8iTKl/8qM0w5WpJdvIMaVNGsu/Hiw4L9pIke2tNlQYUaR+S7G/GeQIEyDP4EyFAnSocGdQp0yhHmQylGrXLt6/Qo2rNiUIhG23DqwKMJGUSFSqWqwp0CMSvO1/HlxrMm4RfXSq7rQblaYegsbPnwToVaDMO0m/ZcXsVWjHzUiTHiZK85pEtUm5Ny4KGiJH5OirXk3K2fRdmNG7sqZLc6pkmvbvo37tkLBLRnnI2y0pcuODfHCPBu4t2fahbWqdfmQ892xi3PGVU06t/btGj/+bi2YqWnuKFf37p4a5Eyra41iPTu15VKhlL+3tRkXvtHrY4smPE1egAIOyB1PWV23mkSBHf/UlFtlESRbYExtVtlPMQEIFEzH4YQhX3IlhhR0qInmXWq+EYiibaYNpppWGqZo2WAYPnXgjKh5599Sd/HFW04F6WcVZwziSCJIzHVl35EwLslkkylVNlB6CWmolUzfiZgRiQgxpNxUOl3WIJIEWQdlcZtd9RlgNcmmmIfeTaWmk3Ku9N17R/2n4JwL3ZUnRXwKFCZQmOU1JlE4ETYQoFoFF+dK9V0334dfjSmanpZeammXfV1YF2QDaRUoRPM1mGZUUVG2pVcaaonhgYBp2ahKRa0q5YQhYorrSM6VKVBp7mHq6n0elWXRek5JuZVRNLbF5pjG1kSQgRnxylWdOuX/im22ufU0Yai7WTnftFsFOmtCA3n5Y6w2OZsmR9J9OKqNKPmoUFyQ/XWetvo2JJ6arI0ZFG8LmcYcc66FFKWv8oHnEEhVghrtTdJh2bC/dlUEJ1YmRbpRvYntqCBGjDEkb0PtOhReiB8ON9NEFn4Ip2kkPnRZYws6BCWAFwPq2lGceYrUworuS3SBB+IlaWCs7QTVXHX+sxRVTq/mnVCp6WTzsCWdGppyNKumdNVD09zgs1yWJqxEZuVUtLYcPgspcQgTO7HG2Jn803XlnuuSsAIJhpW9IcmYZVlIqYxUR9em1ddGrPnNpaFR+Tdhy4El6puSKHutkZA4Z0abYH/3/9qWgUud1njlEbVVI2GkMq0mRjNtaaS6bd8+qciCzarRfBh5B3VnifZ8WaH7CXUdU31W/GJGwK32l2w/NchhT7udyFTwC6qVL0RJUQxZb1Xiji1PfS46MVsL/cXboGbll9WCCO4UfqnK/r0awalJ7Jy8Uqa2qMDhaGQ+yYqNVLOWmBiIc5BhE2Wo1jFb4UxIJ1pWXqgWPR8ZSC5UC9VnCkKan/0tJ4w6C+uEVCShdEZ6SQkV+V5YLdf4Rm4cYY1iGnMi31VqVRLhkw9lFKvilWxTBtQPsSTEJzA5Z0JEQYt6yqUuRgWlMecxGwybFMBxoUotSsuglEi3GPol502KYv8iCIkjvgW6an3pShrK+AMoNpkIR1b8nHxY0qI0gm1w34lW3NADQrckDGBgzMx+ohUeDrnkeKcBVYtW9aFyFeo/JRpSe9b2KfH9hm1X7KRVdHKWp4FPUe/x0YbU96/5ROsiZEpeKHniFvnYTmpSfNxOtsK+yg3plHGqEoR2FhEIxQkzkPMkk/q4lctIL1ldcxNhQLi/v+ltcDik0HsQ5KJVeo40EZpWenCyqKTAb0KrpAhWlifCBs4GgW+6UNX0uBrH7VFlKoQfcHwzOViRUzbHaeGRKDibzuDIaYDjjZdIKL2q1ew5CXqNMR8KrdBcKSRoUWaaAsdFvplwk8X7Xxb/szes5VGkf1NJnkWUpslJeuZnNKSKC18CvKi0ECcQnVNj/oKm6tDFQJtsXChJEz20bCY+zkmij8x1y5iREFG81AhmnrohPjkyUrarC04VFKHwtG+Jh/pOfujZPHNqtUfqhI9EjlMoamqTPp5B3zx7s6PK/EWHCVPmns4ltEFtqC4UvFxN/5qSs7DPMeCT5R17WKIyYgZ/lBncDIEZkcY6lUpq9OHZ+pUwNVovaf9xqjBFdss1jhKw5KGUMP2II+HEZnx8oxLjpkNRWx3PeuEzysF4FVDW3A2</text:p>
      <text:p text:style-name="Standard">P3xTmWqTZv5dWJEEFZV+vZEPMygl0d14irlOHJL4Eeio1jSEc/hYr/xKFLMx0qxTJqAyoE06985G7C151HCadQmlySIkirXv3UpcW/QZjwrvXc2jTLSj5SHkggd61DrjaGKktoHCUEId+hh0JekRazvuXlpIYtPcSaFXXzOJxywUSnxFJgWscYb60eaFIVSrD2exJXK2UUYq4iS353ZN72Ka5gQGxo+fFzluUU65wNU6diBJrdfIr28sEh5CfmtkWx5Q/9lIFTFDzDoXN9aZdDU9ongoWdjAKUglr2U+LgQ+5FoaRDC/zKL5qE5JLg7iZijSn6aTIlZSzGYGRbkqK6msDgWaySmWJu6qEI2u3vJ3OEHaBPtOqS1bFY9dsaD2qXDJ4kSyaP/9CusYZpvJIe0tgLAF1I3xKV3T7a8lDloZSoTxunIdY2UGVjiqhoRh3I8lqhgYwRLJ8DMn8YyF2rkeD+3GpP51zHEALW57nJKdndixjAuL6NapUU0DXQzkOgdC27eOXrw5GT4PZdmDc6+UHIdltUJqaNIOm1rC3M1dZvzlunV42BD9VvF2xlFFU0mFlBKrDLjVwzfx6auYohKasDeU5rC1vEXH0wON9NzbPiVH3vHdURAONSDSDEMhshmNFN2RVMtposqKrVcxSe7TnFraFFig4rDyzKpUMCY7HGNbY0vSynjYlCc3ErvZ+kaCvsS34SrmihdnnVsVNU6pKXtr4wln/MRZq679987tFWws6Zhb0v3zjnklPyCKWjiWFzEOmW4sOPdmbUWvcNBo1M3dWJSpZixrGPNOaDJ/Mq86y7ZtSkqUFuVNquKmFpMdIJ1WKSC88ZEikpSgpCJa9Wiy80cxHkVIokgnHZ1Edmji0sgpSYzz6KnucnPwUVDFprZLMOGxGw2uHiUBLn0tYmFppK+7Y7ALNeJ9MzuAJz2VdliGRI7LiPPorqBuxE2HVd8+vBz0/2AxNgVdn0izHll3AuZNCK8I3g3rNeDwJFfsYZfGNf/ain6F1WlV/bl9mbmeEKxiHphY/0lXQwIoJzE6xo96jVsWIx2t3YsauTplhbWdR/yORthvaBRXWcn/Sg37BAxMOQA/V5x/+sSsC1T8VSG4USCn9o4EKgoGLMoFFBoIduIGmRW4jeIEliIKbMoEkyIFpsSg3QSlFZlooyIEtSIEYqIEV+IFjsoIb+DfLdYMjuFwTCIIpOBFGCDDipYSHt4Ok8YNWl4I6GIVyZxEh6IIneIIryIUmSIQc2INHWINPmINkeINP+BYtSIQdGIYlKIQkqIQ9qIYb2IYq6IZm6B8iWIRKOIdjuIdDOINd6IZiyIdf6IdiSIhwCIdyCIV2+IM8+IZaCIlTiBYxYQcOgCn0kAIaUAKYqBfUNndnonvzRTIExEajsW1BKEBjdGsxl/8UOOQaptM5EJMefGExrSFPv+Vmq6VEOgIxoiNUuNgdiDSLoyFowzVDo1MiFtVH9sUwJPM2i9FHG4RSYxcrFnc/DeheXuVQiBQ6gNcwe7N3wDNn5Hh4luVUCAF6UqFkDqFDZcFALgU4xVgyQhQwIMRkYmEHJcCJdZQi9CASDoAB6LAP6OADBrkPtGCQ6EALB4mQBwmRC4kODOmQCnmQBRmRC1mRGWmRE7kPF4mQDzmRDDmSE6mQEimSDqmRC9mRBOmQBcmSGDmSPvCRHqmSCTmTIdmQJKmQJ7mSNBmRB2mRCVmREwmUGlmTG8mTSYmQPkmTPKmSOymTPYmSScmUtID/kzsJlDBJlUYpklipkl4Jlkt5lE8pklBZkB3pA/9wkhAJk0/5lB1JlT2pkk9ZkzhpklA5kx+ZlkJ5lAkpkzKZlztJkR5JmCmJk2ZZmAyJk/uAkTDpkU2JlDa5kDU5kg1ZkFmpmAQ5kkR5lnTJl0HJmFsplHnplnNJkmbpkEFplRRpmXhJkqlJmaaZmFZJlUqJklpZmUVZmrfJk7EpkyAZkiFpmYapk3rplEbJl8q5mF05nH45mDZZm3T5kyn5kGkZm6kJmdE5lzSplpGZBvuQBh3giXMyPg6wAj4QD+u5novAnu8Jn/G5nu4gn/X5nvRpn/XpnvnJn/3Zn/vpn/Gw/whp8AtSQAQBiqDtmaAJCqDsOaALKp8NKqD6iaASmp8W+p4YCqEBqqEOmgYc+qERGqD4CZ8dCqAa+qD/SaH+maIXyp8kOp8rCqEdGqMKWqMtuqAWqqEwuqEXGqI9GqE/2p5C+qIIyqMOmqE9iqNAiqEE+QuYoAul0FIld4ybs3t10RkbdRW3hEicsidWlyDx1H1gIkkJwqUR40JZ2hrGWF9ByG95VqXhKDxCNxGPBh5hWjKvRW2IhVajwTitcT0MBx5rWiZdqkBcml6DSlxWpzPpBXjgQReElRPFpI0wxFJdc6fbVns6M41/ShyKyqVpMTGcZKVTiqgAiDOMaqZfyv+m5gMgo5GmVmcyejpLlVotEseOEhUaHMcmSmNfggNMOTZ+M+RWM+RF42QRbqR7yXNWqBolI6M+cGdZxaSOKWNVxAFJR5MT/qhWZpEkFygzTnMiadhVTxc0ZXZHtGZANyVMzwpmaCFATzdQBihctnpF/hU3LaQ0UCYXuzpnwSau2VhGB3FDokJnZHMgQ7FdxORsv6ZASUMwrZIwwIE31mGvhSFQEOFfzyRRDqR3MPgnNbRJHURm2bqoPAVXlWFu6yOK9kUx6JOE6uI+jXJOGCYzeQVpFDQzLHFmK6KABcVYEQNuDkaO/+E13PJBz4FsbyFEcdJuc3R4RbaOF3uvR2H/Gp1GRqKqPOHTRY0DXnLxL/SRrNT1e8VhquEmXGfEKJ5nVNxVivfSK1b0VMhmQfVKtU4hsEERrmkRFAx2Z1BzOHkRJ4iyKSjzKQgTde01OhJiGX6luCRDGOqDeWzkUn8WeqN4S/AWE671ccGjrC+BVChDOYkzX/i1G2c2Eyx3JOBDU/8VsP3VF70mgyGiMYczOslytzVlKDizHk1hXH0DGMC2FaRobSBSW54CWdZmihbkeA/xHonDdcF7JM84Nuc3Qa0rLCaSp7nLvd1LEpDkveErvuNLvuUrYWdmvumrvuvLvu3LJIfkvvErv/NLv/ULLc5iv/mrv/vLv+zLQ/0L/8ABLMADnH6/U04EjMAJrMALTDQTgVHby8ARLMETTMHNQRfZNbUVrMEbzMEd7MEfDMIhLMIjTMIlbMInjMIprMIrzMIt7MIvDMMxLMMzTMM1bMM3jMM5rMM7zMM97MM/DMRBLMRDTMRFbMRHjMRJrMRLzMRN7MRPDMVRLMVTTMVVbMVXjMVZrMVbzMVd7MVfDMZhLMZjTMZlbMZnjMZprMZrzMZt7MZvLC58C8dzTMd1bMd3nMJ5kcF4zMd9rCf6MABPMAD64MeF3DYaQhcpYAAecAD8gAXswA8nkADxAABRe0Wb+7keoT3HohAAIADewA6hzA7y8ARbEA7ygAyljP8M6QABKQC4TALIyDAAKqASNcsghozLuNEXjcAEKJADoyzKoYzKz4ACDhCt5DMyljtSEWjJXOHJz4AMWxDK0RzN7LAFxhDKrOzK9ECp5AHIWzAAQpASEbi5hMGtuYzOuZMPHUABW4AMoZwDCQABFDAAB7AFB2ACAACQuCMUDiAEFOAB6LARPeHPAC3QXuEAYCACIkACDQ0BisAOJ0ABDd3QIoAOmKjMAwLI7DDIgUUFK4ACA0ACK8B46WzSYxGBKuAB13wAEKABCpIPpeALorABAGC3uNIXHcAA7HABaSBP/6DTPB0PXPEsB6PT9ZAD8UAXi7vHAQLI8tDRKZEPBnD/AuwAAVEKwSet1SfxFwJJAcbwBDUQDw7gXGaxPrLDaN4VgWvdM+R8EfscgtSUpgoBehE4DdwcgbRRFRhRCt1IDzq9BRewD5s7S4B9AeiwuWnT10tdJU0NEYZ90BVxFOQMNY1gLEohO1XGTMwcGZhnXJubKA+zFbEc1XPhjJVtXOblCjnAD3mwzZbd2PKx1szsFjG3HdVzvGJxhdm11RvMzb/hACjgDVugCPEwYPgSRBfhMKB9Lo47Rd9x1rQtFU80UqBd0hAig3Sh0/xw2N6lrLOy3Yc9FysDr+esEUEt2IbrvG5mu23BzQhjqqcLNE9mLIAsyISMJtYixzsRgVJw/wDG0Mr5JHaMkyWm+l4Z3dsLPBX64AHscAA1/TusU0e7YtnubWmIXNluZuCiYtlxxFZ+9TMrB9kjEROGvQ8GK02Ka94Ogd6RPRdlI91XwWJhws2SBTUOYyz7rCGM56VoQdr4HXBslNn1MgfP4Ayu/TB4DTWUXdmTG7ckxx3JOynzlOAT7CIOsAEHwA4eoALHjUzJhBEOoAIQUNWhfA8eQASVfLglYAL3cA8CUAJCkAD38ATGcAIisAILEQ+/XNoMYd81QAsMoQEmYAWGgAz1cAF4vuP5gA4XwA4MIARSUAPY7AEekA7BjAzygAUnQARWlAIQMMqHzg6ZvumdvhAOoP8PFHACl/4EhoDman4SJv4QqK7qo3wPAyAFsP4PnuzmAqALhzAAYK0KkA7cROAB98AO6XABG1ACxuIDjs4AGKABAuDodX4BKJACxtIOA8DRQA4ZHUACF3Dp7GAINWAAJQC4jV7Ko3zKocwAHWAHi6EBImAFxrDKOaDosvZT3Vwb1CY4YnFKmVvlEUwYupAH/HAPJlACI0spWCdCKwAB90DK7izM7JAAbPDKvH4PJCACWh7NqLwF717iO30CBvA09IDlBxAIFLACm/QLju7O0iwP7MACmwBv++DoCUABB1DNAzAA6SAPMx/MJY8hukANgaDK0hzKRP8bK0ACyA7MMm//8WzwE8z8pkC90xewCEu+ECkgAFUd9NPcBRTw0net8dQgCtCs9E+QAxugASRwAEKfygBOCCoUDxcQ8gLQ4DMf8/yQAB0w2gMA1UDu9ciuyuvOyhogEI1+zaoc9CHfAaXQCKXw8tYczY9M8z7QfdoaNQFyVhWiFys18BsMDglQD5w+gZbnXwqhARBw6ekwABsABq7AAFp+3wsBAG1+DxdwAgdAAfFgAHPODhvvyrl/AKzc8oCbDxogCltwAlIAgXYQD/UOziiADgJQA6E8AL4QLftgBYFwAidQAxuQAj4gAOjABq6QADwtAEKgDyqQAhhSCrrQDnOw0hcgAPogBCrQ/4n/0PoAkY5dOg8bwLhicIDdFg/6/v1rlC8fvXxUHl7E2IEBuwvo/lHJ97CEiXvsnjGQMoeawnQQVtCjB8DEM1UHDtRAEQ9Cji3IPAyzSYHIBg9d2B3Y4ODivgscLxirIQLdBgosGWCg9y+fvgHsBjh8mAJCugMJUIBZJEohUqUAOugzccAQBXRs9Glw0IhKvKbpBqDYJ6DGwoYU9U6jErHiNIyNHT+GHFnyRSoUJTaanFnzw8OJN38GHVr0aNKlTZ9GnVr1atatXb8WnfWfEBbIamyi1wgxY4kQE4OcCADFPXkXfpX6h/yfPg/GupBI8RCAgHtPArEQEvKfg+HyWP/4kIiuhjEP7TD/g0m7ngcVWlV42JIDBZOLGsbeE1FC768a8p7U+CWrfBj7RyN2algkpGl0e4yeaUrpYBhjOlIQM+5KqgEdB6ZhjAohPGDnHugeAo6iyDTa4oJ9MKKCiBy880ErB+wQYgBkrPhFOurYYSeBDhpxsEZ2kGEnh6S0KkGEZ/ihoAOYGkGnKZPykygfB/g66kh6uJLnq4t0EUAAQuwY0MoNvEmHgQ4+CsmAA1rqhkz08nlvixNQAEAreuy7Bz8AJrqMCsRgM02iQf85lFBEfyNQUUcfhTRSSSeltFJLHzXRhwue+KoizDAzkcQFQSIHvhyIsCi3i6KUp4b/GP+Z7hlkUskRsYpUYMBOIiTCgIJ6DjBAUIoc2OAA/EqwwwkB5IJAF60qymcTFrZIQJ9p8tknB2QOECDPaVQtcKMc9oHpI9kgM7AjB31jrkhU5wTpnyjZ+Q69zs57LN0cL8JgoxOIsAMjYk94LgV6RirpAjA4tEi4A54omJ7K8vGhvxp8UXAfRSCGQAOYYDJToSbR48orsBrbzcF2sYOXiBP4afbaj7gzlgQN9HpoGjBYeCIBFSai7LxzL23MM5zzwZfQiBBLmminn4Y6aqmnplrReGpoZQAhQoUMuHxcYVYDx6hIIQ9+7kGhrbiMoQADiy4qgQR77uk2ZJhX6E0D/wpSRGdADCS8ABN1Gv3HPmNwDCnKFBMMSVBBO0iAo75zfhvdjXAk3IAT0qFAg5CqnEiXPOp5Bs8BEyuzt8ZQvCAN9LRiaosmZa5SiPGuyidWY6jBQK8n41GEo1/ilSjdRUzcJxVjcviFtyo97Irl5Qbo0iFAGSulcYpQVCQNiySS4gBj8oizXANdHTofQooJJId4kKbso4gE1Q5ppiuXHzGKZPscX5wpl5lWCMebyhQtUYjCGUgWBBnMFDAxu0ma4xhUNQpW0IIXxGAGCRUlZAyADQTyjGMOkwISGOIAKHCCAYllLAhERyaGOBabYBKrA5ggT/TwxbSw47uK1aNtH/8RDz8SsAZ1YKZKK4DAUYigl3kVxnG+SVffPKUddCWAb/gioQnTBijZPKhY/IBObu53QD3pizM0qyEAQAISIJWsIbCijipMQB/dVAQdVtiCBy8CpF5JTkG0aIoHyEE53+mtSPH4CFc6aD09WQkDG4AAC3KQDmQ8QRH7+Nw/wAYzXTSqYuxQE5ssMg3RmXBX+MOIdq61Rsec7iG9+V+ZPsI0zlTEMqKyyPciApGPyC+X/wtgI4d2EYlQBHWCwohh4qVBZjbTmc+E5tO0U6Mt1CAN5xnQY0YlFn78S4D0Y5o7csAOl+SOJM6om14kUgLq0O1P+UCiCZMyDeHcgy0OwFb/U7ZQD3Y8YQtD8qcx2HECAwwodk26zOnywTpMZgWZJ2LAhDB5kbLd41+WWaOtXLaFjuVGgqgj3EI30rrfyOQe4eDRkLYQDnkANI/6yB11vIGnRelGY+yYHTbFco8axMMyTAGlk0B2LXp0gwTGANZDuMIpmFpmBSY4AY9a2tJ/tk4xVAifMSAQJyD9A0tTdWk49okMgqpOK7/cDeqMCbSP6u90yryXLU+HGbcijX5nXaUyr3UYQKkTUGZd1F4VKNekSURQTYtmYhW7WMY2FjJZ6QAF+MEWzqDylSBh6BR/sx8rGENN5nxGGg0FkunY04aAclk9IOC2yP7jOxNphOaG/7SQQLBUHkRihzyAxcSm+Ciu08CV8Gw1TMcYCHEXSdc1K6PMiUTJsxiY6+loKSrIpWh4MNnpFm67hScgYwv/kMdtvZIdmRjLhme14wWQ8VmL6AWJfLtMGoI3DOg+Ty+6GEtSszKAPArhMGwAEZF4ygABoKA5HQEJRebwjHSQoJMXCV94w+tPZHi3kls4ABHKdRHm6kU3Ca4S06I7RQVJcDGj/e1HH5IVy1SEMvd76/O4Ztcy+e55GLGxZR27Yx732MdQywoJ08Ekj63rMYbSgCjS4b7rTYxDv7gAR3XRh9Lew4YedlCV6yaRlWVnEYrYgghSMJFpxGOSFFiEL/QhBP99qEAIKmhHm0sgEaCqyTJ6SUxyUUfFooUkQoHoCL70tuR41NFQgOKLalfAqM0+lGkaORwtDJUksohAH20WApvZ7GYMqLG0hjhvQpPHj2E4SXvcVJFhf9HZBLjNfg9cAftOIAU7lKJGiwRJCpR0jwS0QykU6dc/KFQlzcEpYFkhgiI4t483gwHOa25PBwAgp5w9azfQUuf9jNkZiujPNx8e1bZFfL+lAYdNXLTrqEYsV+k6zpgSG+0tv3ctoP3Y3vfGd75Xs8AWjZPJ5tJmYso22aSQuCIrNIQI4lTaZ9TNrTQ87TpFQJYNpEAA3mAytOYVSuKiR3+LiLKdF6PAfln/N8ZH9vNI30dRElD8N2fVSyk2sDnoRJdA8AOpgRTRN4poec6BovezQPuM83bGua2mcVHlAF+KrKhHKvjwh+mhggTY5hdIK5mXGiGkGmSnSvSI0PI8MkvNbcHBWlhVU0L5GMVkc48TOxpjRmXov14VX6tMNxtt1RnKvZrFhn2erdTtVstILCJGBBQC91xvXwJW34+HfOQjj0ywbySojscxFQbWEo+dHInd3IAdGmFSVaQTmeW18p9wxhfOESGin/2wCqiHnf31lUSXYYpnTW2rlE/Ie20/skX65ceLrJDIWenQgnQhAjsVlI1P1MqcHn25HKnTRTh9CRdt/OHSprGm//kM6nnuCwFnpDo8TWEBGJBj4mT3TAUcUqTWQCJfdtBXjCDxRX9UhBHNwawbd3ibUtkCFsCNOtofbqMi+jkxT2ETW5mYkWMMrnGyzdo7CdojB2y72qs9dZqYVxotQ2ERPqsrczusApK8E0TBFNyxz8kHM5MHzoGux7oWneGZU7ErdfqHfRgMD0IMk3KnGOu+K3McqjMGFqAAKzghpUAdEuKHBiuBotEKcKuzDpg7aBk+43ArHesNSMORc6EH2riR6os+REmDzmoIw1olI2qx32Adj7CMksm43qAf2Rg96gC1PGGUf1CEekA63igqEmCH7rElDiK6EgCZikCidChEvf9YKi/JwaZoEiyjGdtYhNeZhqwSBbeRDdFxBvyIDsdYkP3hsN94txizsWK6wbPqJcPiq3iRIFshptr7Hq8BjsMKOhIRN8+oH8J7pdqrrFtUwWAUxmHEIJBAmJa6AAPIExKxAwfwAQrAk2lgJ6PoqVI4jH8olaNAIaQxqYZ7p/PQsj9ZECtBAZu4AFVwlVTKh1ULhDtZxvNQAQjYB3W6I2OgL+BYEMZIxJn6kw50DBNJxBPqR4lIgZmwjXiIl9xgjkAoHQcQEBu7CLe6Fp2bqHUiCXoBDzyzEgOAgPaIqWdwJwGyo86ysz3Cr3rowuaKsnrIAQPAJ71IEuKogYWpDK7/eCmJoI3iQMgBcQAD2JgUWRH0sAPgeQL2ALd/0BRtBICPAQk2yIOGOpdDQ5pAmR966wzpEiEIKpoP4zOhuyt0k0VPmS5CcjRdrJKrTDxtI8a1ZMu2pJRBMayROIDwOooBEIU8YIAa8IYt+MFpCDuIGYAN8AEDYABZaQlCsIxwfCsqgLiBtIgeSgfOoyKKkMsnMISo2Ic0MAEWMISyQgz+QAak40ALoQ6yIgEDkIqOKz4BkJUTOM3UBDsJecGCGEwGqI6WyD4H8Zo9Ajrjap6oM5AXDExMUAlEYAiYYkzWvEPfoAh0ALNQcpxp6IaluwBJo7OmuIfIDMzAYIF0kIcT/5gnLrORTmkE++CRE3hKA0gAixKfjqCMOiGIDdgAE/AYhOGRqEAHdNjMdCAoWFwxRpOYa8sxuNKxRmsMaOEaylAmrwQdLnq+zBsVYpoYY5q7vfMNYHTLDNXQDTUNV7QMB5ACZcutfuqnnsgSB0gMeugVQ+CRf7iwQPCGPPAYNpEJkDwtGwtCANAND9MbgfoXt/uIXCOBA/Au8RrR17KpSVKTw7hGOskVqfpRyaATK1Kpi0KaXikJumwpZHgGCCCEVMmfEFoUeGsE1pE0RskHNkgAgbAOC3sCGEQU1Dsv3mOKehA5u1q+ehg2ekCHcUqAquCRsXoCgXyWRuCKf/gKY/8SEh7xrm6CgASwJNfxuBVKKVBqj3/QtWdQKR7xJ4yELWJaNw9TQHo7sQg0IFdiEcsgHAVcjLOSxRYrpofKGWghEL5CRQUCqVyyK9Xk0F711V9NpdqzgxJIgwTYHGPYAqRiARRYgWyDCWdMgAP4h2TNAQrQB4fsRR90OEBpTFbajmIpyvbAlwOkAhUAin4yhmcIzCfUuN6CLgiqHBWggJJIhwzpuG9ZMTaggL3khww5Hc1Dh4QY0ROgABVwSK4Uy8rJVZEyhu7hSvoBAFcYAEP4pyUbBjDA1jo0BKLDww9THJHTn25Qsu55ICizVB/wgHtA1hMQhQ7oDWPikkSdCBX/hYAT+Kd7YIA3y5X9QxStAIANkJIufYmHcAB9oICoWogDCM</text:p>
      <text:p text:style-name="Standard">wxIzMFzbtu+ygb27YxDBrUQRlW5M05MYw5+ToZA52tnC64QyYGuZdRUkBgRdu0BVbQYZgDjT76wUEW5EBRdJyEikIRg4gbtB+IyMepbKWvldIWO49GIxyhq5LJ4BC7CsHL+FtoISamCTeb+9ut1az/eVtSvTs2AixRBUBYFJR9IMk1+aZgCjHABdWQgNVMur3UBY2/oiIOxNs96lmhu8axSasDhcgDHTlhKhFAmRhU8hQTWwx8eSA0/TYTVNvkVd61hLE8ZJEotMAVG17eIJFyG5TnaxQXM7FfYqOx/4FaxMXeVxLQxtgf6IsMdUrQqZRV3vywqnUx7cBVvrs9wCvFYIJe+eXb6AUgFwsskHDOLVg7wwMsw3O3BKTakQvQiMTVrf2MWjwXoprKwt0rcxleLfSwrlRAyxIxAYEW3+1axpNeEZtQ/FmruUMUhVreFFZhFOSrbuMlHBu59v0cdXu5mtoseJku2wO40e3KZ7FayWA0bBLVwj1LMe0aUoVQy32xH54l323FuEpV311DfIFAD5NQUYXhBwqJXUIa0DUGH/FAbwNVEeNfYiKmC4afqi231l3QykJDJu6lXK1d8sXKVMpdHOM9Cm6x2gM83UVT0CmsEubeBF3hQjZkH//7jbzDCLfiykZhFPnlqwACsWusyr+qQCXGRVQ9X8ECoRk0YhwG0q65YxsuXF9KlES+xgmcn0X+2ngrY+hF4b6bQQXGKOSLTigDYNElsSjmtmSypVm93f29H9AQPPxh5Lu6vQSqSi284UXeza3swAbFKMMSxUXmK6mV1TvD2ww+5G72ZsZamhiG2z2z0FSq2zH6qKg8sUrOtmPy5L+F48fIKPhhxSdqUriaDFaFUKOhoui6wBPzR1VO5zIGqassQXDLJXwe4z1rtI0T3VKEN/oRXlttMV9CwEbTZM0oXv+R40ajUMppY2fOqwT0RVwUSVQsX5R2XT4rQRAqYnprq8r/at9vpumabqbta6u5Wt+cEVVwu+AD6qsCHmecEdW/c1oyaqV3exuo3SV1jE7w9R0OU6hSZjTKCOrC88AHpOh+RucdrVvPcJ5WXeJyg9prASowbiTQgasYg7F0E9/FAzcnJuZEdma5ujZDOZq2242I/DaZqZwGBVVfMhHA82C1Bl4LjAgKTdgn/iZltunHhuyosdwKTsOX++TBEmGdnqCxfum7wtXeAFK7y+epVJ0bdLReTEXJCGeWTuzGqeum9kqrXCatlmhjaqXM1jutjtymCeLKpb+1Q9C/eiiGXpo57uvfbeuj3IwWDlb13dXgNZeoBcXg5RqpVeAmLiatNSuJ/7klOz4mUVImMn3FWbxGpI7s80bvR8Ef/v1e9R0acsvkoxHT73Ha1/mUG3agpBHjzJDV63Vk2A7lyYjqEPZWOt5p2YhObLrQA5XAAfpFkBIVzDMRd2ZSKvDiYbjUv5LqF5bqZZJd84Vevrbiz2BAt20vZA5wyx0gswVGmGaRwZ2lVDLjVwq4CHTtZ6FxW+6lZ9FxD0/vHwfyqumMUg5yyHBtTK5eFSvyJWfyJlfhhNIxJ7djBhpnIpfyK8fyLE/BtOLVJjdiH5do49byMSfzMv8xNC5zE9nR/X7usTTzN4fzOGemVVog82bybKKCNWq7BdTeHpbzPwf0QJ8UudppLP9HXXQ75pIW9EVn9EaHjeIepTHnYvtCQ8OacUfH9EzXdM2obCt3cm/j7jH1jW/a9FI39VNH9VRX9VVn9VZ39VeH9ViX9Vmn9Vq39VvH9VzX9V3n9V739V8H9mAX9mEn9mI39mNH9mRX9mVn9mZ39meH9miX9mmn9mq39mvH9mzX9m3n9m739m8H93AX93En93I393NH93RX93Vn93Z393eH93iX93mn93q3d3m37XvX931v4ADPoAn1c34XeH7/lgWCps0e+IRX+BV7pjxvBAdQioWX+Hu3EmyFpmlIAQ0Ysw4h7A4mbFrsYJBfo49v0JGHlpFH+ZMPedDxmpWvRZX/N3mVX3nAi/mXJ3mXB3mYp3mW7/iZr8WY93mZf56hd/mhN3mgT3mbT3mPZ/qXF3mZf/qnJ/ml13mkJ3qnN/qZb9Cix/mgL3qpz3OPV/qvZ/mlP3qev/qtF/ubX/uwX3uoT/usb3mbz3qyx/qdx/u0v/u253umF/qzv/ucb3md/3uiJ3yvD/y8p/qqZ3y4d/yof/uXZ5ESwIAxeyZbcgAMQIdf2Ad06Pz8/HzQz0/R9/zRJ/3QH/3PV/3SD33UN33Xf/3Uj33YL33Zj33TJ/3av/3dt33dP33cz33fX/3hD/7i933R7/zVP/7eX/7kB/7cd/3Wr33pZ37cp37rx/7m///9579+2p9+23d+5xf+5wf/8s/+4u/+6kd+4Ff+9Yd+2Rf/6zf/7E9/3Zf/3Sf+7Sd/1I9+7L9/gEAnEN2+gQQNCixoUOFBhgkXIoT4EKJDiRMPYsxYUWNEhRU3FnS4EeHHiCZHXhzocV/BePswOPgncybNmjZv4sypUyeVfI2mOdDgy12aX2niFU36C+nSokyVHjUab2rSeEaXMp26aJ9VpU+xXp0qNt5WrVy/fj0KlarUrF6hYoWbRgqRtl2vHhUbtupYsmf9Tt1XFu9esHnx3s0Lly3fxYkT/5ICeCzfrlMLO42H7vLhtU8ZE04qBWtZzlhdpg0bduzmu2YD6//1atmy3cZtM2MO7dpyVamrNZtW3Na37Mep5TJ+nRZ0XrS9hb/WLfUsV8KxQ8ddjV0tcbyjJ4NPThw1cufYrwvPW1au9d2q+ZZe2z14bOV8q2cuPZmrZ/hntwOYmWmp7SOEBg7kQ89OCzLYoIMz0aPggxNSWKGFF2KYoYYbctihhx+CGKKII5JYooknopiiiisumE8+LIqYDxUw0lijjTfimKOOO/LYo48/AhnkPy8KmZOLCbooYZFLMtmkk09CGaWUU1J5Iz0+/TPNk1Rc2ZNMLlYZpphjklmmmWeimeZNVExDRSNRIpmkmnPSWaedd+KZp53TNOLlk3ECeqWLbvb/xKaLffYp6KFsculTm1c+KmM+bTZypJsyJkoopD31OSmhlf7EZaF9TnMkqY0iKiqmbkba6JWketoln5+uSuqpoRYq6KW7ltqmT4Z2uiqlCe6a6K/GNtqmso36tGiphg4KKqFJTvrrkY5yqqynqZY6KbKedkspqsBe+mqyhPp6LaaDdsumsadWi2m6V246a6WGMmoupKkqKmO9kmr7a7bnVkrsrPTW2tOvCId6b6DXXhrpqbKiO66LvV7q78LOyihuwRovCquxXZpKrr7CDrysr6eWqqi5GP8q7rA9matuw+7iPKi1jIprraXw6lpypV3Cmu6sGpdaabqrIpxryb7S/9Mozs92KnPHFosbNbeMgpsvuNsue/KwTZNcddGcsqrwlXC+CfWRCNvLs6WbIrrtom/H7OrXFy8Kqbw8T8vnsizzCi2SVFOrs8cXF400vpSOHaestn4aabUI531xsgCrHe2xg0atrdTIhv0zznRvS6vonQI7bKrxpv6sr+mKjKTep+88e7ma/h0tuhoby66z0AZ/bNrSKnvrulwLz/GsAUuKbrDMwh04s0jWDnqtSHds6cHYPus34TFf+73VzdO9Mq3KV3wv1QST27LwUVMMdE+RRmpuqPkfHjGrmcoubUST2fXah7+5SS5WPvOWwpLFLeAJ73d8c53HMlas0TXLcP9p8xwD31fBZ+UtSrfSEwlLaMITojCFKsxQn2QyIygR6h8vXCENa2jDG+Iwh0Kimg576MMfAjGIQhwiEYtoxCMiMYlKXCITm+jEJ0IxilKcIhWraMUrYjGLWtwiF7voxS+CMYxiHCMZy2jGM6IxjWpcIxvb6MY3wjGOcpwjHetoxzviMY963CMf++jHPwIykIIcJCELachDIjKRilwkIxvpyEdCMpKSnCQlK2nJS2Iyk5rcJCc76clPgjKUohwlKUtpylOiMpWqXCUrW+nKV8IylrKcJS1rWaQXvWgaXRrSP+ihJQvNSEk/otesbKSgCPWSHo2IkKAUNENbQnOVEqL/15CI1EsKyUlGQZqmMFn0E5lEyJo06VQ0y2nKtc1EYb1sW4XoAQAB3OMeJgBAN3fkzg1cIB3syAERcKTNmnAJneYcKCjBVAIpDOAAxngCMtJxAgh0oJfi3ElP3vkMeQIgSBqAQDrkwQ52HMAANaJCByCQT2Q8YQsHuIAJNABOgsJUk1RImwOkoIgtLHQLyNgCO55gDAikYEJXAoAJDnAPAWS0RBFqoYMcgIJ7sOMEJNgACXzAIl+yIQH6/KhOkcEOj3pAHwKNKVkrqSUHbOAAHzVEDSiQhwQoIh3pyEMK6qmTocIToybqBgoGQIKgNqgDCTCGFX4h0RVdCa056KlK/1lAAQgkIAf6ZIEQympZSiqTS0IYADK6QAENNCJR/9CACQSwgms2CK/POMA8TTSHA/ADAi5tEC1qwI4EqOAf5EQRn5gAixPIIx0DmIMTkNTLEqCAAirw5WWbC0l6OFWtDIholpyZDwc8M7X5eKdRkWoiA5wgtoBlUBoU8QTcZjdFRDCvIWQ7DT718pfOne8j15YCEqRDniWQCVOLmcxqqnMm8uXTO+PZWoDKyE+HFfCMGuVCa2rTAAdIBwR00Qem2kRBMorHBYwxDAzc635eUmeD/1uTZS4znEuVb030MQB2UJgQNQFTv1A7kxcxs2lrktSg1hlQZUpIwRDSErUi9P9LI9cEmTPClF1DxcwU5/h+KU4Qi+lrZSp1Qw78eIYA9vu4+8nEv1+6ZqGQ5E4BrPbANAnmkDKboDftWKC+fJMUJpyHbphYJ+i4wBYSwIbDSmqpqOXSN2mioDYt+J83iS4WwsqlGcuQWG32FzV1mY9SYAvSSd6Ubo+sYea+NEG9LFRMtDQ0OLsQQcy03TJn8iZkolObkmswgth85VtLaRto5gcDMPCom8GrTQ5gAwWe8dF7sIAIqk4QUbubVHA6QB8UUCuMWeAOBBlaSysQwAUMgVN+PLQD+7iAPOSBUmQEIhzGSAB1beJilG4BG+zgqTGm+yoAEMEDUPXpCSjAhlL/yHAmusgDuF2x0QM8gZ85EWw4DrCBmIiTb4lDUgk2wAKossMYUsVAmGfi4icMQB8YgMABPJoDAdR1tCQ4wUefQQF9uGkm3SCBxg3gACEkAOMHePmM5OvOfKtVHvXYeQdKgeoUcPQEBhg5whUuk1IQm9rIVvZEcW11ICkzS+hY7D1kSzRDzawRKUAzTuWR0oZSAAOSKvAz1PyPEgiA2h79ajrSbmgHEOECH/1qStlxgUXsmR071elXtzBdnOiDBYLn6dzZwQAVuEgfCWDsTsvNjmeQ4LQyp3m/PWAMcx9gDgC/yZ6RQdmcBO9RDtizTD76j7OfAAXP/se7B5AHvX+V/+5p94Hidyr4JygiDTTRBQT4cQABmMAbld/7AWSPal8oPvc49WkN4mHNmRtj5x5Ix05DD/AUFNWjlg/uZ69ufibdt6PGGIAPEBQ3W/lWrQdgwBzcIYoTPKELEDhtIyzK2meXgAncwxPs3AYQAcnBmGzhkmJ9VA7kwT5sAgowgAe0HwaogAjAFgUsgj7ow4HghANggD6ggCLUgwcQgT60w4HQg4s1IAUQgQ8IQA18XtdZmG4RXz3cwwn0WwcQggCkgaiB04zYQVo5AwXImE1oTrRcybj1VA5AADrQggnkE0ghVYNtFjLo4M7FwwbomzzM34uxwAbEAwnkAE7hFjhl2f8WnMAFGBUDGAA6iIDeycMJPBx/ldcWXAAESAEYxCBOeUBu2SAE4GAOEJ0GoIDwgR9UudwcHML9PUF7rQCYnd8k9shGOQPdJYAvlNqS+coc4N8A0EIpANw0bJbfxQOXNJsqIBWi1Bky1MAmACELXgA6SMi4eeFfOVM9ucIJUFgKpBcS/kPgDQN1uQgGUEA91J0KoBh0bQDLncAh2MGQYB873MNfxZddvZ0AOEM6WOOaoJoMTQMbeMAWGEIegFgpRGMAslwN+ACOuRhP0aEDREgAHgAWfNSHJQn0RZUBvEgj6III1INPsQAszsQKcJTjURc9+AAEtN+LlEI/CFY9KB3/jiGdPlXjeM0UESzWAIBBKUyDOqjDZm1B8H0jJZrkjbAJAKDAYtHd42VJP9KDBgxDPeSA6C3Ti6DVARgCCZTAdsGTN3RZhHQABYwkEVhTI+QkNwaVBlBDINiDCJSAMmlJeoFXL/5ESUJImO2DFdQbiCEJEZwAMnhAZT2KTBDVM9SdjPmjIMoDC7QDydhapP1DRXLZ7N1YunxJdNUdBihJpWyUXIkAYLHgTqaAi0SjPnjAR9UALeiWTJQAft0DVMpEN4hCOuAhOiSThKjA5J0AEQQTkTCXOgBF3EVmUmFfW+oDfMmEMe4TEViai+SkM3TjSdJmjQSLBuRB0EUVyknI/zSM2xaUH5jIhA/Y1nT5ZJoBAJ+UVz1QQEQRCZdAX91FFC2YAsgJgTb9mAwx1xy8wE+twKFhpXbKBDrc1OMtWUU6XExc5QuVIjtmCfZR2ArcJDhZE3Nl2dCZwH7hBP90AAPsUzy00Ex1TOANQG7lw2YlXDwMCcBRgQZQgFzt3zVdV1VaIxVsA8Glgyi4lGq6kwBG5n4pmjPpVp0ZgzWuJT/E58gEXtolSZeAgeL1Wm3KKIsozJtRwcjdg0dRGMf9Q3Sxlpe50AqCIeQV2FEBwHWhgFHlZzL9RD64mDyEXD6Al/6tgHBW05e8yS4aA11ZSsDhmDo1wrh1ZT+SwwDIQ/8NYMIdKJpMaIAoqKEU2AEV3KCRag5N+MpMDRw/6FWDEKc8eAA5FFo6babftSPtcVaB9mNPrADBNR+C9OM/xMMJbAFQyUQKMOoGOEGYXY5GTqoGwOaLpIAPmAADsOHnUVg33AEVYJ+Ryk900aluTco0qAALbMEA+MKLjEqW8Mo1jdWM+mqD4KquKNlm8kNwSWYA3sO58RTl5V6U+p8JDAn48UPuscM/mJ3vfVTIBaAz1OXaKFDoTEOdxaeZ4ZKu2k4+bGW9dYC/bJYx/OHF1EQJiMA9ONykpOEJuMJSLRnRHI4TaOMWzOaClBc7sOhE0QNrXoD1OekA1Op1VlM+oKf/6JHMNPzCBcTWd+YD9oXUnI2aT4wbr3VAqAiBBxjC3nnUE/xDbOlCmxBfVOUrqdgBspYbQ9lEturDkLTK/rAOzv5qzzbIm1ALCP3EfUHVBezDNCAdP+DUR5mbTvGUTAyAELgTLBwAa+lW0s7d621BIDBU5YWcpRrCCUisC30MmOTDBuTATxVmA5naknlLPpCn4XWAoAjjGlBKTRBVPCHVHSRtDsCpLj3s5LAKifqZg3Dnlq7tjKVfZ/5E7d3sgyWt0kEOl+xDDfSiT7RsSBlXzOxZOhgnd5ldF+SAB0AAVenknd3BNGDfCfxtlyQtV1XrP+jUTECpWL1KtUyLmclQ/3j6bO8KGDjGEOg0QlZdnuylwLwegAi0AwcyLweqABh0gBM0ghOggD0YKRUga/IKgT6owPaqwPcuL0wQ7TPUIS61ypA0Qp1NamEyjKHsLqPsWT0Y55Xo47tOCk3kw7YeQL5SgUEO3QYMTS4mYZvYwSbUgDzkgPA1iDtI1mf1akw+aPDNVClGac/JaR6ooQHoUrbEA1dyKT1QpkNpsJcOSjykLYsSJxaiQFAhiSdSmC7gKQSA1AbQyzyKgDNob25tb/OKnKMyCqyQjJX67hDbxIwES6/KqzO0ly74K3I2qZXKT7Nh1HZ56DyFVp/YwZHkJTw5A1QyEKcISp+4gk4CFf/EPEuYoY0w8mg+zOoWsECaPlrHOqgx+G2WoGc/fYmi7MpMsCY/iEKVahpszkjgecC64pKXsHECPIF7LizI6cP9NkIpzBy4SQGDhWlcReiMiMCb2oH8cEls8mTetl0J3IEWJEgpGMAz1AMEoKrqkkBUiR7O5oO/Vu0qom8zPaezwBm5rikRE7E2PU+gJoi8PoMhiEA32IFGGkMx6AKmYY+WCE7/wdP/VYpGxpaMcSKfNI1GImT3xMmyzIE3XK52Lgx/aQsTKpcLEULxpSeOTRMLRm0vVaTYrpmZOZhMoNUJ/EM8RtynzcSgVp/ZCg4VVK6HrYFMOC6WyAjxGZ8rkG3/T6SB3u2fL5UABGwjT5aZizhoOqTnfXbmezUKMf/UysopBGicK8jXMoFlWrptnEho99AMj3GPL9P0m6SAFKCDPNrEZhrDM6DAKFDBu6UCERQM8EYaKuYVUrXJk+aAgvZMoUiUCniAFz5cZnFap+xi3c0WgJUKGiPKwCYAjwJFWq3buo4ZPcAdWlojPcyzSOXxtfAsH1PAtCpdTNzYM/FJInaqseiWQXI0Ctj1O1Ywn2QszR0AnMpyI/wCV5ZxI0wjC4ABLw0KOthWPBPfFvhtFr+Ki/3DT6Gqqr4y60ZjHqvAABhDwgaT2qCa/hCZhADKL9L0r4bTwO2cPti1TPi1/3WaZdwFAgu0o7c6gAFAgFgdJzWfGVT5djQmCQAIN+RdVzNG1cMdDRuYwHUmiC2GVeD+Cn/hCzpw5eFFWn+mAz98GNBClwEsVg3sw9MNnEQ69IMRi7lACD20w4ttAT+U33wTgglQgC8MiT62l0vdTwokqbs+8pBsVjj8g9QKDEM7nDP1CRXsmXfKEPHp0xbg46AIgeJ96DQksTFQQJVeyUbPGwk0Mz1Y+P7aSptYFDsMZDUlVnMPCdfAKpjEdK/Gds/+Ugh71AkkAARQwABAFRbW4U9EZHB5wAb4wAFu5M36pIEdqYv0J0/dQ5L7ApML1yP3xEbxlBsLgA8YAAM8Q//CCgpnb0GSb4AAeKr7ZgmiUGyHfdhDcxgyeCEFSEEUsgD31XWYrW4l0yfE2ESl6OPc5cBjQcAAhFc4RGmPNuM/1IMiPKEPxOG0JizfwPMjd4+lglssa2rn5sFpobUgcjQ/OOE+EMG0zVtzzkRE51+Sj2EOGN89xNZne7TotUmNTjk1WvkBslzISZSjTEyccEqO0/QooK3JftXcpUIdolNWFSvTftVOpR1eddek0QOxMl7fwdhnUcsKkIA9mGxKnTY6JEl0Kfg/IKS9cLevVO5tiXWjbELvNS3T5kAd8hdDk++N0Q+rpVO3bFSOMq3liTtuLaAr6B1DMZRH4WEayKP/v3B2yH0TlyCdGuZrkOUDh/VipRJcv5n23n1UOiSAPqTY2xWVVzFWvUEAL5q4DYrAPmvw8SQIT5ebPDAe+Rlymf3wtUAKsdN0T6QAF1JbY6GAhY22l6gDALiCkH98v7UfvQRgmj2sjADAHLCAM+CUxjFAQ+6MHUibWnVWDojCut4pAGyAbSED5kWip2hqopiw51JXjaK1xaUDQ3VBDZjACgjOlyCdM9TkjcH1Ax8JCIqA5e5dOigCBbRffC3THdjAH1hBF+jUM4QhAKBYt/wDrQ5AO5RZKRgkuI3wg3UupbI1R4UUaUkqjNXABmxDdfUj3gk5Tl0AymkpK/+DFkzy/0T2jk8wQdKDe8Yxvft1zstIDZbwPBHLz99niS715QZHDY25c5I4TBb7yzd5pEw3Ux6XCjoOdPKj79syDtqgmgSt2J9LSpbIhGgGlDi9l6OMnrU30GpDf5FZaX02WD50cmhJv5MRS6eEU6V0P0A0yjfw3z96BfPRG0iPSr6C3eTUO0GE3kGDCfNNy2eHyrR/pThOa0RFoQOG+Rra+dfIDkd6GhU2VDiNSiOLGAfm/JczZ8d8Ixei1FiQaFGjR5EmVbqUaVOnT6FGlTqValWrV7Fm1bqVa1evX8GGVTqS5sKVVP7VLFgTLU+FBcs6HNix0VqFKB0WbETz7t6iDQXGrf9LtCNbjw1z0ixKk6ZAoo7pNty5VLHhtmtzKpxJEKhQuU59qk2bViBPjUALZ2xYeDDRskCJ6srj7ISBvDt5InSItrNDjTzRUiH5u6FIwKLrFi9M9CfJhAVnAj18W2x169exZ9e+nXt379/Bbz2Nc</text:p>
      <text:p text:style-name="Standard">bnuzTNrqiatmHzezD9dp1dNnWz6k4vro/ybfPDIwGjX8mgu40QaK7jGVKsrIcQ4ayuymCxqqjHFmHOOJAA90osthUZ6az+fbuuGBGNOcCXCDuerq7HIPEJRs4vm8lA1xooSyD+5ZsTLIskOQsvD8IAMUsghiSzSyCOR/Cq15qjbia2B6iPrtpMwgssywqLsaDH/yzKqEbG9nKvwx9Ac03Cnu5xr8q+DpDMMN82cU4zAoNRMSiC2LtppQt+epHGguJrUaMXYIJBICpUCROm/CZVTcS6dMLpLQxtFC7AwvtgS6C65DjIryU9BDVXUUUktlVTWGAOTOPRiIhDFuCTV6zUA0zotMi9tHWmxBRUNCsTWUGrVNRw37RUpgpyTEkzcgItpwc60bIpFo+5sTlk81+vQqEwp/EdEYw5whVZFV/TvuGXT0kw/vJpDjzH9Rsv0J52WpJJOU/HNV999+e2333mfzDTNXjN8dC5NM8MsTlotI+uvFQVtTVeRGPvSwgzTK/BY5+BsKka8LuYYyriGgqq5/9MMWlMo1lK7aLXfdi2rKF0gYOeEOUohzNl3NQptV09dJo5SbROtOCYbeSUPQn+Zbtrpp6GO+qq2CAQxqLf0E7lVmRBK9uAt/ytTrwRphSuvc98NytHVkgIup9bs9AnM/5g9uaZBn8oSZswyulHKm9RFcTKBi0ohD34OMOCw0sgzl8OySUOsKAgXrHiox80NijA6wSRI6s9BD1300ZOUjCgPX0xM15Vw05O00+HziK8mhTpry9Gei7DSruGmNkym1I1K0XEtPKiy3aa6M8M1a826RYbnmmz5d41KAQLaxNV55Gh3W34xpH7EzL/4ZIfrr39kXgtMiyIk3f334Y9f/v+nDgp+N7cIg7ng+mavfXzPJ8c63/WsM7d7HoV+Q54E1ql1b3KK5/jipLuE70zoq8pbyqYgwWFILTBxGWmGNz6jTKMiZOlcY1g3GMgpxXMOmhNMAKQgACELQaPBDHMYOD8d7pCHPfThD4G4E3MFkYhFNOIRkZhEJUqLekt04hOhGEUpTlFU5aLiFbGYRS1ukYtNWVQXwRhGMY6RjPFLEHzKmEY1rpGNbSzSldwYRznOkY51tOMd8ZhHPe6xbXz04x8BGUhBDpKQhTTkIRGZSEUukpGNdOQjIRlJSU6SkpW05CUxmUlNbpKTnfTkJ0EZSlGOkpSlNOUpUZlKVa6Sla3/dOUrYRlLWc6SlrW05S1xmUtd7pKXvfTlL4EZTGEOk5jFNOYxkZlMZS6Tmc105jOhGU1pTpOa1bQmKE13TW1u8zvtM5VMEmITbo6TnNqR2QpBhRgHOAA63ivnO+GplUY4oBS9G9U0UqCBEpgknv30Z1WoAAANpABfMnEABvaBjoQmNA2/2Eca9rFQdCgUHQ2VaEQhStGHJpSiCr2oRiHq0IQ6NKMPFelHPboPh2qUoiXtKEcjOlGYypSmH7WoRmM604XmVKYLzWhLebpTlp4UqDhlKUxVGtGPqjSkEL2oT0Wq0JLeNKY/XSpLPapRkgbVqBL9hVNXqtCvIhUdUeVq/0mT+tKs5pSnFU3rUWk61qC61Kk1XalEj+rTtAZVr0NFK0rxKtG67tSlMT3qWNeq05DO1KIjdSpeKYrYp4KUqW2d7Eg5utW8wlWpXf2qWTGbVaM21qoXXQRgr3rZly70pIGdaEML61qhUtWtcq3pWoEq1NTStKw7daxvN1vWwR61tDs1q0zDetdFxAMD7MSXrhygATCkIR69XSxsmbpV2Pa2op917Eo/C9vwrhS71hWpeF162tqi16HeFS5iyxvf8JqUtONl731Xelr3Vlel6FCvfefbXfF+l76IrS5E2buP0/LUvf/FaHcJ3NT2wtSiFf6FVO3LWvwieL6VFTBm0f9bYOyCF7sbzvCCx4pf+kYUwNm9qUXha2ABj5ehLh6rg4Wr1K/O2MQDbjE6quvfhFZ3viQF8IuH3NsVJ1S9Cz4tWH+qYsOO9cgpliuJiwzjHis1xDw2cn2Tel9aMJTKG7axhLt8X5N2lsnflTKHlcpR/mL3yd6tcoEV7GIyj7jHV04zlkOsZvn6YgXONdVLSvhPRS/6KaZz56gaUYrgMJrSlWbOiw6tl8lYmtOLdkyXSvWcYNHwZCu70Z9GgiqBIcg4w3tcAn2yQDLNa1OdMRelBAWihpFtVqcuteU6xyJwrvpur3oS2Y6m69nByW4cOuOfVjO3SyVrSZ4xTE/UBTH/+VguNM3GSantVZit3e3YX0pVo/AiJWulJtYZuxiUGLQpdxkGRYuCt3QaJ7f08C9kyRbacXJlGeOoqj7Onh1dWl2xn6xoMw1LFYLoFJpeX+g3KzI1r1fzuINdDN/J3hrJpAMUhsyu4PNJjbl+s5czQszYRxOJ3e50a4ygRtulmdXbitcekoms2w9KDF6MFsKFrzrdiKGcalwOIoZkOz3ihraLRn1GcqNH2vy25z1PGLR6h8bfektQWYqjbpapa0Mzn7a23TUjC91JXcOreaxX1hd5ZRzmOM91tfSdEaX9nOHzYhe0mQT2rSGM3NbqCaNe/ayBub1NMm95TxYy60j5/51DBPQJ0wNvmc3wD0pml3bn6Z0m0a+7LD0r17STjRFtn5txtj54w3s28jM2/uK1N87L9s1rbEsd7yWn9qutRnRns2xPA3rV0BWvepwjTG8W231P9oLyyGSJ1+r2O9grxvYcsTtwwkaRsMeTbgQxhHF7b9XTyR3zoGS/3YRv9QR7FaVeQb7kpXH3e0IoeSbxz3E5/NSTfM1eTI1Rbs7yRE6BoG4+4I04kG7d+sZibs3cFi9OyMXd+k95UA8nZgVTBk45yK4DO+/0ZE1dyI/jvMY4nCUF1a77vO3n2oVs8i3XBMNi2u4Fl4T4hIPqGATlKrD8LoT0EIP7HnB20ubb0v8OQdLv8pik1DZu4lZwCL8E3jDn3rit+bqP5ajN4vpO/YKO6nhiQIyv7OaN5vAt5nju3zLPAKcN8KKECFHkakDm7pTj7RJO4JKw5KjQPoCjZ74u7FjD27QN2pyl/DBnYbQvLoiO2DTwOHzFVqqG6ZDG6caPXdKu39SuWgCFX6rQVzTuUfzj4FRFAZlE127k/MpOPpQQ4dotYsCuNJbu+XAwbaZPPpbv3BZw+niC5ryP/TAvMRCj1QDPau4CGGkRDOVGCgXu1wCD/R6vCN/N7BKPFuOE3xil5DblXUrwcTblDzcuP6hEYL4vbF6G4ESGAMmGUi7u44JQBqNt31DF7wb/hEsSCGIIBtqqpvy8jQSjzmoOZl5gQiikr1jUZmH+8ROdbutaBSjszzPaY/J40G9YpPFYRiHbTxD/UOkaBwkb0urg7YyOBgrRJEeaUApVj0yIcNvcLeGaj3HsEBil7/P6z+ysheQ4Jps67SZxMkkSw2l8DeLYxR2dZdQI6GCwsQfpwu3kBRDbbTNkUR9N7SKLEmDecNSij0wAzh0DI9XWxx9LEmHQYwnj7gvJjSYtDtWO8lfmziA3MFhwLwL/cRU7kvV+7+8G8vxOsv4iUmCAz9rsDxNZph8FZvsOEE0ScGU6kAeHje2WREpo8UbACecwbntyJW3mrdTwUXm2cuQu/4Uh/bDtGsUC6WQml/IF3/ICJ5JBnm0s50ZHPK/UQo9sxk4Buc3vyPExGQf+LsXXtK9atDHqeEbfbEUfDdHpDDMLHe7a+pLb/g1pYM0Mt27r+o6C8gWN/C8nrROapPM6tXM7ubM7vfM7wTM8xXM8ybM8zfM80TM91XM92bM93fM94TM+5XM+6bM+7fM+8TM/9XM/+bM//fM/ATRABXRACbRADfRAETRBFXRBGbRBHfRBITRCJXRCKbRCLfRCMTRDNXRDORSLLAQ6nmMtbKdDKU0ySOJ0vIkqKoIers4qeuQ2Js1HKuKQNGMYIyQhHo1ExylrWPQxiiIfcgYr9iEHjP+BAToAKxyiUz7Dd2Y0OwGpBAzAAw4gHeSBHUiEAdwBAFQiRXV0m/wCSqXUGJ4AGbbgBBggHgBAK/bhArbASLHCATbgBNghBzbAAZqEIdDhAuQhB+KhOvOoBFBATqtUHgj1CbYAGe5BAErAT7uUmlIgUNlBHgw1EJ4gUuUhUQ3NKvKUHxgAA7JCAyAgHdghAdgAKTCAArbgHiAgBRi1juihAxiAHwh1ThMAAihgAA6AHZ7BBACgVY/iUQeABDSgUYNJJl6VAmTVSnOgVm81Vw9AUQvCAfRBFDwAHVLmKda0TY80K/KUHZ7VTosCTk+AH1hACF5CkKhAHxKAHbwVAob/tSjsQB8oYAMAgISoQgoOgB9IgKCI9ZeSVB88gF0PIA/elSjsoB3mNU3/AQMYYAsuIA2kIg0UoR46VSsAwATugR08oB3ahw0C9gDqdJDo4VTrwWHRwdBISEnNZCo24ACMYVX79ZcU4lTvwWHjgZ2oIGcAUiRiAlbr4QJ+QWOcYk3ZwU2vwiIANlX3lSgu9hnSoWIHyQEE4ACQ4QL2gV42gjo65V6nFAK6IWZ/yQFQ4ADkwWpvYyPSwg6CVDNglR2stluaAh2swBiGwVOnxiHElR1qwAeIwgdqwG3RwVgBqREA1mZQwE4ZYoR6h0XL5lyFQyapwBWmlAR0gSTOdSvS/0MqMBBvsAM9RPRMTtRKjANszahwnxUAehR4OmAYjOFhxckgJOclXIgK0EERtoACSlUp9GEAvEEAFHYpNABZ08Fd/wFU08EQ8oBfB/cf4DRXE0AFXmJ9jsMo9IEF2IEF9KFC/mF35WEA9GEa1lQekIEdkMFQ66Fot7UrQhc0DjNatAMtQLBZAo904SdvPQB6GehEU4AE6oFMI3V8vdUA6GEFQrU2MAACcnUi/qFbjTYpdvcAeLUp6AEd/pZPHYAITkAeylVk/4GA0+EeRGBRe4Mxi2J32cF7HwMtuNd7GyEe9JQdJtVQizR9s+J3TMYzUkU7giditAbo6Dd+rOeDef+1RfMEIpyBXdnVUJGhRDr4ek6AAtZVYA1ggS+gaO3WgQcgUX93LEpABO4hHSjAABjAZkJWkBzCY7cgBygC7LqSegfghLOXegPWe6cBADpAH0TAZSngF/RBHzQgU5G0XaCC7JykO+6t2oyuOX74fdA4B6TgKexAA1SACAI2B1BACPShA1hVNj74BJ64AzQABXwgH1z4dlVgKXZXi59CBT62Bg7gdq84kA6Cld0WE+4AflHDYVpjheO4hAfgCbyXJ+bgBLYAZr/i/G5Ykb+D4paxbAZkkd9HCKwXaKUCVrdAEfbBKESEXdNhX9XhNoi2gUH0cVPZBBaVMD43XOO0St3/dh8kZ3DRIg2qeADY4Gy6REtgoyBMGIXdeAsGQAhQxBVOwBmM2SsekIiPouC66W1oghYR4oageXT2oQa6tx2qeYwf1ihoRkxZeEYL4hfmVpwNQuXSNYt991hgVCE6gAIitZtLgB7UFl3/YR8UAZhV4DYQensHoHt7mSh2FxnoueLwdXi/9iv4ByoGZpnbY3B+FJ0i+nMkFph72inalpqL4luMIQ9WwCZp+nbTt0eowE7zoZx7VWdG+kf/wZrZwRAgYAVIKKfrSD+i2hRuWi6Cwy+EVqd5+iiE4I2DGS8MYHJ1ASyQECoYzjtwTUGMpS7Q5KklugaAWggu2mEhdmYg/2ALTrciwLmKGxgAppad2XVQB3VM7zctmmQbROAZxDSND0VkHaJ6t6AG3AEOTft8ShqOAWMu9lkfZm6Y68Frb/nc7uNHt87uIuPZAGiE+gTyjtv76MIogC8hnVrhZocpREPo5AVuRtHiRm8tAahY+i7yjqI5PRBXNtMyla/wrjVHDZR7awAdWJRLkaKqf6F6nPiRj0Ju6faKLzZX2dV//Vd8t6B7JduCTicN/rYGEoBq79dX5cgv2hZkTYJdEjo9dvcfgvnhdntADICYKVfSmHBG8sf4MAVgBi7o4ibfgqcmFxDoiMcnpcNL1MdaNs1j+G3evAcgVfM9jE1wEKJDCv/v25L7Bb0QgBAkIFdGNH18dRbUmiUc05iiqiubKII4XJCidtG3cFSgj1VABTaABQjaB/QBk4WguWqbKE5VV02AFgJ2V7c4kPY3HfiBAlbgapCiLH46mHPZF/waoAtDoPkBuNlt68SkObZt1D7T5pLiV4pQIBUoCS9NEFdmWwTEcuyCfXUzu2EnyfGQFGGlQhhwG0lwxD3R6R7DcpZQ2lpR6SB0f+2BHShAA+R7vhvWqqm8gOcAKbKVAmh4U3Zid3f1nKG7NcQ2Y59XXJFhbwXJo/H1mmc7LtAnUEpaqnV8GvL8e+9mqD8cPsSuZGDE2kYcfa4tTxY9Sxjb1aqkQCj/cnnO5enyFyIVxLqVB9RwuDyEKAtX4mOY/Ntc4xNF7tvf+Sxe5MjdN/+qO/TwI+AdFIPnNB62timk3L7ToTZ0nbO/Gnnq4oEjmG3S+R/AgAXkYSIaghAuW1ULVpBUIFYptgOeZEd0xTl212SVhh7iIQfg+FHm4AVethtuWThOPTBfkCmiBCqkZHp0bbyPu2sqJl2QQkvmzbCp7czPYoicpOLy/SjnY3MGserZBoAmr36Ag99ORk9ApIHyY1sa0H2bnHXZoW7PApe7piis2arPVTYkwhWufGJF2o1VeWPyYQWowRiGlxCIIqpLBFHMmAhqer9Rc0U3L3iN4R4OdyVE/+JbqP0uXCEHDEEUNIBB4qM+qj6526bVoF6EQChMQO0sAFLctbHGfQc3MoXon3lEzYZGuk9EU62GUvgBQRQhN+dRXGcm8t3YJiVYDFzvNOVHIc5JDXQjah4Z5rwDknRKFNshGLbh+aIuvuUE8Nso9mFu3V53TfrNT715W9cHIiQFRMAQjMEDeDt1ASkFBOAZkKF1XcEBaNEBfIACUAB1PRsg7skb4CsfPSoAUBwIxG6AkEZUDO67sMWDvkb0pv3buDHfNCqN8hnMR+Ugx5MoSY5EyfJkxI8aN36kJzIfy5EHbYIUSWWaTXotZf6bBtFnzKAoZ+Zr1JIkxJA1SX7cyP/038iiJ30WpdKxp0iNNk/SHPsPpFWQMCPyBFpWqU2mS3uq5bpxZ0meR5Hq3cu3r9+/gAMLHky4sOHDiBMTplLCxD127GoYcPCPZlkHPihsKEGP3goI/O6hAMCxkS4I9Q64aolO0RYKbPTqG3BPAOmWB4UMQHbANtuNs7fcE1FCsfHjyJPzbXzviTFj3gZQIEHhwgF5tUuIFMKCnbwcENBtSKDqxIGG+jyKZOOBXToPBjaYwPBU7taRX/fSFPmbb1yIHC3FX1h01VUTWz09xRdcd5nlF1QkARUSRzSltRFNEAE11VwfVVXXR3FZhaGDIp2kUolljRVRhlfZJCB/FNr/d1eFcu23knI45qjjjjz26OOOneWTggjPsIPMFgcMAAEEDNQgkDMmAKCRAwrJcwIJUpDgwz/dkGDMCVKwdgE7DHSgl2613caSZ6Cxk4AKLDmwwQmRbfnjnXgip5IDRNSwBWTIsPPEP0bWc8IGDhgkJ52QyePdBRB05xBIPVF5HWRPJIDBS051WBOA/tEU0V9eTdUViJalZKOLpf6l1YZW7aVUXic9tdSHaol1VYEc3dXhS3JdGJawolYWlUdq4dWgjSgVVdOKOyELEUl5Vmvttdhmqy2fNWCKjDyOCookohOqkECjrRxggB2n8XPABi1N5KaZQVHhAAYq6FIKUkTk/4DMoZS5lE8HDEBGAQbaJqxwr8YCEE8CB/yJjDH/sIACIRFFRJMKDDyDzBMHwNbOAFgMkJ6nJWxwQTpIkqDBfyAiK6pWe0V4q1//DdthzCXVWmNZjfxKqlN0eVTztB6mZOFOFZqokqlO2/xr0EkbOOBXDfY6Vk0+GdRzgDLSmFZIUw278Nlop612thABQATE6TiKpCkCrJBxWB1QkM6RLKAzTZdfEhFvDcgMQy9KGXWWalAdnPuaBvRUXRYRdAK89uU7YqRrhuoQNdPW+W2kTpAeTUt0ZRnVV69VpY+6F1RQ8yUX1EHvZBWtIkG1FVZ+iS15UGnR2pXqZfGU9NYOmv+IoVPIUluZrjl5DVV/rMclKoRZPdU18P8wJTzm4Icv/vhITZM66SlOo1HQnXU0VGdP3dGWXkTpVRX1QQVpfn/Y80T+/4X5Sa56YqyDLC9IOUmQ6+z1kgqFRSUY8tT1CLgV/LHEPmbTz384AiIZJS0tGqJU7I5GKafILiSgUlqrQqIiE61ohKybHaVGdBO12OguKBLVQbpWu5m45CwRGsrsjMY7ABrxiEhU2OLGkrq6aI51dtjXWbhSP724DiXAqkuiWqK59hXPhc4bShLHiMWfqKdE/ovKfT7VIaoQMIbEi4v/AnQ7s6woPzF5Y4DWyKugYO0oLNqKiP5jO7KFyC//pRqJT1zoEwIGr0afotS0hFgTXYFIclsjm1rcwhWb7cdXGksWhO5jqwsiTydASx4ZV8nKVrrylbDUkfHChpM31q5YbQEW2Zy1SGQRpUFBYx2oZibJmBRxPxl60E481DVpmRAmyJKJCH9nRdOVBFq/HBEKl5k7IRplRtYzG9EWFyBlsfBFNloVfmz1k1wScytQM1ozR9LJtNgEhrHMpz73yc9+gm9CoDTks3KHweYtcycf0dg47dK163nNJ2zxVAdp5CGpeEVBVrQQVSpjF4oSrSoivKLsoDmi5p1IKt6s0UUl6aK2VDJANzQlITt4SbnU8izf3E9Jf1k7FJqNKSz6/0p9tnkWfxr1qEhNqlJxRNDdgdNUOmHRIzs1rf30Kqj2PCSL0BItSmlNjsGy3ww5yDWvxAWi0fQlRkk1La+MaGupspXp4Emtu7CoP2sxWkqk4swRKQUqo7IM806kQIueVY+O5E9Ig/eWpTr2sZCNbGR9KcKXsoSHLD1lzBaXLG7u8CY5KYqznPbX72XljE2pz69MCLZoDqakZo1KWF36zj4OJSpf1YpIC2gWnv3yWZ7r3rAgqaLWMcWD9WqeXFUp2eY697nQPSK1BNRGESHljRaNlVWYkhPqLS4mh0zRsJpX1Bhx0LYXpCZZ1ydEaWqte4TBi0FMCV8s3qSG5RVmXf8wVE7tCre4v7xJXmw7X5cE07TbNVZZhBLdBjv4wRDW1j33iqKggDRVqsxVaR5Y3dua6MN6bAlX0Fsv09YnLFABGhbxibMSxswlR4FageiCYIbhEIvUs2mFiZVBxPXXJNpda1NYG+EiG/nISE5M65bnQwsKUowqXuR/M9izkJaIV4LFK5SNNWLP9fgm6kUsgGh8XsOgsZHBBMpBgGoiD7GoewUqWwZhh5YNa4SKTLOo6brZnxI+0Gvw9ZVepDXiryb50IhOtKIXDdlL1pjRkI60pCdN6QdrUr2VzrSmN83pTiNRRp4OtahHTepS4+lXjza1qlfN6laX2lkkdrWsZ03/61of2iyYtrWud83rXiPVtb4OtrCHTewjMrfYyE62spfN7GY7+9nQjra0p03talv72tjOtra3ze1ue/vb4A63uMdN7nKb+9zoTre6183udrv73fCOt7znTe962/ve+M63vvfN7377+98AD7jAB07wghv84AhPuMIXzvCGO/zhEI+4xCdO8Ypb/OIYz7jGN87xjq8tI64DOR2B7PGSI1VUYRF5XSqTa73QxAGpVvKIfxNMYrMPab8pScxNzvNWKu56Oa+5YIIkrzId58qR46BLYr3rFBjAA4xyzgkSEA8A2GHLPc96Pp3ugYhBxlBULwFXLNgXoKBjTEY3jmVK8PQD/9TjY1+iupqEnQIU+OsJW/hW3vGeHaZr/e9HLAEK6BQuLHjHSGn6cl/mG48csGMYmzpOCQRAeO/kfQvyQEZtAuZreuSNHYY3Rg4SAAEKDOAAxrhHlBQP+NaTz/MM4Ae4tjD60p9+C95Yvb2EAIEB7CMwE3kNG9RxGI1NI2/8wPuXGGD78/SmOL6mgj7OlRoIIOwkdtCHZgBQYNd7n3z5mD47tnACCGgAi/oQxWY0QjB2XAAdgTm7MRLQ</text:p>
      <text:p text:style-name="Standard">AbKTqnvsGf8BXIaSUghh+52HARQAGTXwC1IkRECRQ6z3fQy4MPQggOngfvvAeZGTgCgGe+73C8CHdvV3GDShAXqTgZSRD/8jCBKdYT4tt2oOIADXcQHxoBJAZDZA4XcNWIPX4gQoIBDv5z8QUQoyaBUEswUXkAaBkQaKUA9lsnN6sYJFUgPxUCBotEXdo4RKpVq1M4WQ9CyjZFdjA0kvRAUq0B7vkihXI1rJMhafYxCoAj/ShBERRAWbVCOdoTHscyyoBIdN5UvOtDMsJUerxTzW9Ek5oxTv9FAhoUA+BTPJohTgtFj4gWpyNE5lZRR81TWzwlX3oRZOtVoywkOeokhSwUsZszNLgSqRtFwQIkPpFImBdFCwNjNqxSlDxFdt9Vbh1CkHVYrT1FW7Q1mDtSw2U0tiY1dm5VCE1EO8qB58OFXOsjX/XRNbsWVP1gQhO5Q7U9OJITVBw2iHh1U75pQsB2JRKMeIhHggeTZDJjUX9KAPHvAlKECGcyVJZtU4xmAFGuhQ4IQVIhF8ZWKG1/MPKQABhpCExMgi7JgOaWI+A+VX2WhR0khcsqU9IgUWC3g5jRRGysEVcnIeb7I1fEETdkAOonACW1AP7HAPAyAF0McRACAACGkbeXMe7GAICYAOMNcIG0kmhxMg5pKBC2aDrgcUOekBHZBN+ROQe4N3yHAk7HACBgCQEJAOYIIBEHAeORAmPsCBZJcPn+EMadcSi8IOHqACScc2WUM+ZgE6qjhYvyhVs3OIqPIRn4GQxIEftPQs/x8IAc+wBfzAD0ZyeQnABr80DQDgGLknAI7nKOGyf5BDD7rhfi94iCPReMYAeXckir/FSSf2jZF0RmB1Tgo0UeEEa4dYH8uDl+H4hzCxVZfWWbsDIr51UaEYUrWTMdOCZhjkFdfUjav5R7TpSd3IisTIZDJUVUTDUzZjmgRFWZ90Q9CkZzIzmpt0mycmQX5mnFaGQ/TUPCqiIiCEi4I4VKD0TZpEUpTVTGjhNTQiX8ryTYD4i7WVh7p1kcB0iQ01IM0oW7gpR3AZVPR0S16ji6rlYuCYOxoQlcOhHTgUUPYyl+MXCHjnHSdABFTwGe5iehHIG67QCGlwAcaQhD2lif9UkAJ5YAjDoAJOlSFIqXqcYVL4qZs7hIdZJTXXBCG4iJ7OUpFpo1cvOkrfCUk1JZmnuSLsQXtSYAcXeVYEtTwHGoH34AEbsAkGwADnYQwe0A5qkQImcAAHcAEnkA4DsAHxIAAsEIG9wX0pQAJ0KSU2MiTOMIYPBS2m41CXCFdKukOm6VbciTXnlI6/UiE5ypzcCS1LpqSU1YwBBUECkkkZQ0y6RVWIyKCNtIqf6UHpWUHAdZtuZVZm1UHb5EBcpSw28pzOspk20oqB5EwmxYhmGJ2VNSBuUaqfuIrRwo3sZIyKVCoiOlSespmuuKDHghbKKZ7DSCP7IVH0JJrh9Cr/0aKcPEFoqClVswmJeQWtZSWKu5RnBtQTPXkC7lCHdxSq9OAAK6APT8cOiiAA+qAPKpACQhKVB2AeotABhCAAPkAFv2AFldkBxukWgKMp2NQ8YdiURPCMt8QhtXpO2uOfXaVDKnFX6lFCEMYW7Oh+m5BrEWUpkBkwEIEJA+AeJJACTJEQ94AM6eCEL1QCIiAQLCAEneEOdEJ/ZlOxLQuU30exH1sDPmB/a9J+9kgh7xo3CZoiG9EaW1Am/XGs/3Aa9xCY5pNHHMEdkUEL0Nah6PEX4fexEyoSI2gT+SqEYLARLel8iCIsVACC6XAA7zgwCZAOF7AIX0MFlGMIeZAC/zbbgGd3tX/hecNgDAUItAEJGQ7REWFxdkjIr7USE/QQkPdQJjvGEWc3EO3QbKOyD4rwBAMgmBpkFQZAJxRwfjRRCpSyAl5yKE7wDy15D1sgsxqSdFJwAOkgCi9jKaoHAO0zlzkQD3frfZYhLyajowGCAeeiCEQoLHNpDBCwAhdCF0XXgR9mFV1ioptiRr8xEQOhD5RrE0aIuSqgo0CRpmn7jjPohv+wkemQvKgrAM9gCCErKnbAFXbwC91ClBtBC2MSmB0BBixwtM67u383KuiQA/LAAvrAs1jksxp4IY0AOM5gG0RbtBTRjxyRleKCDUsZKN9iJCAzB5BbA9fbbP8Z8Q/6sL+KoLt+caBNKQWc5xL9wg7om7pp0hIjjB5M0aQ54A5cuwHPoLZS6L9aVz+zERmLABiw57cJfBanwQ4HIDgsMREf2r/BxxCzN36CYgx5py4cMRvy8H6J02ztN4Z+gQEFowhDHBQTkQ4MgDAt+QwxzBKzwb0bsZFDqwHUEAgXYCc+7HqNo8RlizPCK4TFizrdIAfk95QsgQ76moQs2QHr2g76gA4UwA8JQAQqIATsqgIr+cUb8L5lqWzgyw/UoAuyAhQQeAIm3BKLkAP88MKO8QxR0hLcYQy/WxYVO5bTAAY1sMqNmcetNyQRaH57SzDGcAFHHDmnoQNL3BL/vxDBiBs1/3CgjWsmLpIXn/y5VEhrgvW6gXCVfsG4lhMnc5IOIZu+z6AKDswSjfcakQeQapq7KxivR3rNvDxxIZwPBuB4phzMBWMF8NcRfyMHUsnBh+yhikwVeRS0aSwTnbwRlMMOuZuAzcYxkCGzX+Q65JuTn2u2QAE4Eyq2jlEPn6s4MtEYdGm3HGGEzqAlejOW8+x97YfGHaATMn0hGpGAwvy3X6QLeWAoq9HEl2uZ9YKUX9kSQcgPRpcTCpZfvZYPRDAmlTm9FKI4BtEZ3PEdOIw6lrHMVoq96XsAyFAD6OAiY+ELLLDFp7wRBPMeEGAFqkAcz9PSf5cP7uB4/68R08OiOB5CExgwDA591c/TJUocJoesr5pCTQi9kynhAPlqshQQ00mNOl/ka41RJO43B6d7Eg4AySigHVr6GE7oAL8xG9jwDO8otuo7fiZjGWDYtuyQ0RTyzl16ADoLFgYM1xqXAiwYKBcgBXNXvpmxAdy3uBCQeqNRlkmMxT79GijqR5/RtIidFNsAC+chhLxdGWCR2dtX26vWGZ19JPXwDAMgCqVnHfJwpp3RftjhASiACXNApe4BzB59D4bgDWlLAUSwDxCQAxHoEBk0DWRNxY2tISlo2xbXGSrbHFsQCPfAAktCAU6CHSagHeOag00pAgYgAvBnA6KQtkyMEv95C7B+JNTPTSE+MSTncSRJ0uAXULJQwn29pjF8wgImKS6QcXgAExYQ6ChHIg9PgAzPYH6/UZgH8AwUkADGoJTKxwI+EETCQgh6YwxgTOBxHREOEA81YAze8ifhcuMi0ZM2/pS6IAJGKiZkAidBYQfkSg6EANqP5gBS4BpGAi7gQsVRvtRw5jYQwxDOAd51M2I/kdnufSTgoQIBwxaFeQ+qpwEoUAOGsAWGkK7dID/+tWCvK5ZkKeWAZ0YOAzESgyQsUDeoVBl58xhb0Df50CXuItBd8Q95O9Qr1j2p43chAQDukAAkGQ7sAB0DIAAY03265kUKrMA6gUAEomAhTAX/V3chhs6CaZJ0dEEFkr4m/+AKOYC8Jo3pWfc1HcEWIp04aihewlJg74t15UROiEMWe4sTVoUhaubrtmZG8zV2nrNEbPhnODQWHnLorsx9cWsSIvWBolAPLlhF2M5zAjRfP+E5E6LAb+SRPgZGNmR/xW7uSLFEU82j6XboB/DKOJMPPtAtFF3wIt96h97GfcEYK0vaDrDCI9/yJrfGhnDOFU8g6ODBmSvPLp/zD6fvHI8U+UAOJCACEFA5iKLdOn/0D0eYW7rxvb0mKvCx3rHxK4n0VF9xBtEIJd/zSKEbfEMEPVz1YC9xVATrT1TxIpKANBj2al9wU1EsLEbiDALs/2s/93Rf93Z/93if93q/93zf937/94Af+II/+IRf+IZ/+Iif+Iq/+AP3uIz/+O92bJA/+eeWQpR/+eimq+0GTakETYz1wIJBT5jPcBsymIDIUEBlKvI8VMUnmQCiM0+V9quGayslnqXp+Is3IKPvcOb0SIO5WwuPSJxffKbPEqkY/LvWQ231TTklLa/1sLvvcMsjj3DJNN6EUlhbmojRhd8FpLKvaoTKqm8hohS/eIMZ/Qk3IVgjNlF1VlRhM4EBScUHNKhVGs36/aXG/IN1QvNDR50PEPkETqNCJR89gVT+KfzX0OFDiBElTqRY0eJFjBk1buTY0eNHkCFFjiRZ0v/kSZQpVa68SLCRQYETCf7LtxDhQCovCU5zSG9hI5xAY05s9A8hRiouk+bcSQUhQ5ZRpU6V+NJqTqf5CNbs6NQhz39FGzbaWnQmVbRp1a5l29btW7hx5aK8Ou0lxZwOYb48mjRsWL9alwJd6rMqVKAT8ynMp/NlTKFaG56dW9nttJpJtS4uapjiYppQMf8DCzU0UIKeLa9m3dr1a9ixZV/WrHkoxLN2l2LWrLMmV4diEQqtmHMxZYmL6Rm0a1SwzrDAZ0//yBmrVZ5gK+r0OpbxZoF8n8NETt38efTp1a9nb9FqY8amg8d3Cf9xVqwIm95MLb8haMGOSu4/zOArkKn/vNpTMKK+MNtKo/qk844v0gSyTrfEFtRwQw479PBDpJqqSUDcwkNwp4M2Q81C44KCqTih/IuIO/GUAlHDq1S7iKylIkKxJvH0Y86gG4s08kgkk3TLvtK0eyivra6DCSuC8gsQSMxIPEy3i4zbCj7JlDSPIQdfzEgpHQETLzDOQCtPTDjjlHPOOGsjq6WwdMvSqIaM04+zsaIMc6KlBqWIpxqzgo5O1xr7CUGNwJSQpi/7TDRNRjPVdFNOp1vzN4sEG++04wxiyiHOdJv0IQxlVExSzTptjcaNjrsLIvHE+i8hXWX19Vdgg5WKvMc08lLCxlL87iuDSGQIqKcE48nC/5hAa+gpxxQVFq6DKKVSI/4mJc+0rLTc9lx001X3oeF6686iweQr1FzAXJqPxvp4ROiobv/jcSve1l0rpuHerGhUiNrtNTInBXb4YYjjTGgmv5DyDaJkE/LRS1R3eoy7Nqe8zV8psY04Kp8WK9VY7iKS1rT+Vj15ZpprTo9HwuztkrdeSXOquwQfRY4waeETcl/n9PLtxzvTBStlqUZMMcaGt1w6r/d6bRFTm7v2+uvKjFNU5oeSPREqmEaej0uKfCN7IW/foxKrPqNWiN7Y6PHJAYH09pkevvRtRG996ZnG8HJTNNyw1BQPyyfEAZfcrsMV76yzw1PTPPKDKCcryP/CB+dLb8P5anzfz8v9/PTDB+888Mad2rxywDc/KPXFaT9o8cCd0jdz0yNPrXbfZQe8eOKPl7zzxS0/vbHZS99398z1Vlxy1xePPHjNR++9dNl9V/4g2YPHnXLkdQNf79adqh337E8XvXnJl4+8/tuVHxz16e2v3H3q/W5/1UvN/IbHPv8Jrn+ic1/1smc60/mugPJbzr5Il7lyPU956wtS6Q7oQMJNcHAF3NfhcrdAC77Pff2zHAv7lz7rWVCAqXlcBGM4Gf7ZxITaU9/rjDc/xdEueKQzHLt+xz4Ihi+GEkQdAPkHOydmjx4OcIB66FECDKSASCJTWUJUJrK0pe3/i10cY3xYtBhTmWqMX1RjF9uYkILEkVptfOMayajGMKLRjWW8oxf7iMczrhGQZ+QiHf94yDnuUZGGZKQX6QhIMPaRj4OM5B7FaEhBBnKQepQkIuFYEE0mkpJ8DGUjIUnKMkZyk2mkFilBmUlT2pGLlnRkIO1IxlpyUoyynKQbY7nKRe7SlnlUZCcJCcdj4rKWo8RjHlVJS0yyckrOXGQikYnLUx7SIKUAgAZKkJ6DOAAD6CAnOnxAznOWkxblLGc6yblOdrpTneykJzrWCc960lOe87SnO+GJT3QGlJ/t3Ac7aZFOgBLUnPRMqD734c50nrOhA41nPtFR0IouVKDt/zToO/npA4xqFKIC3adFASpRi6Y0pCn1qEZbKtKFPnSj+IyoQfcJ0o8q1KUkzahL4VnSlE6Up/kE6jqLGlSTsvSlRFXqSFvqVKW29J/6zOg5capOoDK0nkJl50qJilGv4tOr9SzpWH+60ZpeVKs9ZWo5ZRrVjVoUov8gK0ejms6xuvSqBv1FGjBQxfU4QANCKGg8DHtYxCZWsYtlbGMd+1jIHnYRafhFZC17WcxmVrOblWwaEjtZzoZWtKNV7CJIu1jQnla1q2Vta137WtiedhH7YOxkKxtb3OZWt4/FhC745ipfKU64DkoR5bgyvb5NrUBOSi5viAQ26EZXumgZCP+1CmQhzxnXuDcJT3clwt1VNYcsA/lMdWuine4WiCpkGY2GCNnIVC5Tj2mjSSt3WcdWJpOYXbyPJfHrSjYC87+27KUjCylKX843k2zkY39fuUlYHvPB74WmgeUIykvqUpm8tGYsJYzN/E7TviAGcTOrieE7yjG/En5kMd+Y4VdSeJYGnm8c4XvhCP/RxjHu5TMRLF/5ohjIIxYyhSeJ42JWc8V+9GQacczjCs+YyDYOsII12SdaGtOaSx6wGBV0K66Z5DdjNtFjqPWkhETLQsOByF56M104x1nOIMmMWJiCmqyc+S/1TbO0eJSc5wCaJmORmXIMNLKkEOYmUwHcnB3//WhIR1rSk6Z0pS19aUxnWtOb5nSnPf1pUIda1KMmdalNfWpUp1rVq2Z1q139aljHWtazpnWtbX1rXOda17vmda99/WtgB1vYwyZ2sY19bGQnW9nLZnaznf1saEdb2tOmdrWtfW1sZ1vb2+Z2t739bXCHW9zjJne5zX1udKdb3etmd7vd/W54x1ve86Z3ve19b3znW9/75ne//f1vgAdc4AMneMENfnCEJ1zhC2d4wx3+cIhHXOK0GYr1UGWUMLeGcIcSXUoajeWJq6uLCxkR0hhzrSJmhHfsMowF34aSFNlk0KiCSsq5dTfP+E3ULu8bqvA2HS8axVQqAYAA7nEP/xMAIOQC65bkTj69hqQAAuk4wRwwYpiWoSoFG7hAOuRxAiKohUL9iggATHD0pKelIDT5OJ9oTuoUGMADB+CHPNhB9QTEowQjMs8+LsAOwNudHVs4gAfiofSMe6TozzhA2peuLoSkAAUXuAfg734BEWhgMikgQTqeYYCLCAQdF+AHBTBQNg1MnR12B7tafMACdhxgAw7AlNkPcAABKB0tdyqB3On+BGRs4QQMcIfuQw0AFJwg8KuXh92f0HgAANc18VDEE7aADOAL3u4e0Ec+7CB9jhT9APZIu7UeLyzkK78egbe7PJ5hgm9SYQUQ4McJXIGRFJydHVb4xUMcgIIDYP+HEyCBDSCBfUgLBzC6JzAG02sakvuHEji7e8g9tZA85ZMH6wsE4AO+Z0AB4+s0eugABqgH7DOGE0gACKCAATiAQEA6AHg51kiDC9iCC4AAEiABFQzA1RsAIZiGqqGIvekAEhgAKeAbhyg6Q3i/Dzw/X2m0EhCBAEyHA2ABUciDBDgBKUw6n9CFPNiCHJACizgcuroAQzC9h+iABGCHC4gHiCgBKfAAUegA0hAzrlCBBDCG66sBH1iVojs6CuwTISRCO3AQkWiWaegACqg7djCGHEDBHCS8P+y0UtCHNBS+PDi9J9EHCtiAF0y81fiFCzAGBugAO+AKANiAHGCHeyD/gRTYCIOQOimcg1IAjsVzQSYUFoQYPVXMA80bjXwQQk7Uim4gAWw4gQ3YEZJLFs/wga7zABXoCXr4hRzYgmHARJMwDCqIh67zhmcwBBEogTQxu3tQQofQBWoIhAMwABjMiBFhAw8AvAOAAM17CDtoB1HYgG8CQQygAGNghxqIB8Biu5Q5rnWsjH2wgkAYxcppCAfYgABkASHoCFhMR7f7B9szhEi8RV+hAs47OnnUERuhAl2YutbDiDsxvzFkh1FElXyQQQbsgJ4RiaMogc47gAFIxQTogEnpQ+hzCM4rxrCjFJlshH10BhpchCrKh1KoL8oxoU77v3t4gn/UGDVi/5eZmw5QZIdh0MndaQghGAB2yIGgVLlG6AY5qAf7M40+tEWNBBYMYAApVEe3Kwif8Ip8GEYTBL2rWw4LcQi/24KVxDK/Y4ec1LmT0AewZAETSICvcweJEMcJNL6R1IEDkEW1+Yj/8wYa3Ae0yQwqWEq24zR6QExjOAAUcIDHAK/6EEiv8JuPI51iQbnMoAc7AE290LnckQ9kqghdZABr5BMRFEC9hEbhSBu9EUkRED4psAPiKQGjU0LctB7wa8sioQIMSEOKXIhScJWRFEBXuINEyzPSuZZ8MMLJaAiXXEkL+gUrEMXTq0sxhIg+HIDu65Hj4BXDyQcDwEIIYAMB6P9GCGjF/2gIcVTCzsFL+9sKruFICHCGwJQIKtAHDzCGe/DA8RIKDEVJTNsbh6yHBFCB1UGQusiPRnAANqCGA+hHVRyAOcjHI5TA3FMBCtDBe0gAdKC9aWjIAGSAZ2wzO1RDdLhKiEgDRaiHB3WIt/TOhigFNoAALAQ8ZxiAw1uICHwG66uH5rM7b0g6yIQ/H0iAyos9CPhN6hQTvZm/u5PHPZsIs1TO3vOAqGREEVgBtkuKwRzF0RwAZGg+ywM8K1AEu7s+dthA+qQXs/MG+uyWXMkKl9AACqA6V5gGXeTBZbFIo4tM28OG4LM8eXDBNLlLEhBFOZyIhlQ+Z2wX5Sj/FH3RtJqYv3S4h2/8GcJYGgNpCA3IgwPABhV1PsAkB10pUBMQgFRsP3gkATqlh69UwwOMiHhIxWqsiIM0hmd9EneUhxxgw9QzhC3gh21lh+BrvBTIhz5EBsAjV+uDvsU7ABKAwtXDvi1gB/pcuzKFEx2NPRMQUIqYTHWFgKi8vndNBzzlE/ZMSDlETMEb1C3AwwuoPn8dvC0IBO4juxe1SSF4jC8pC5jwBdhzxn9w1NibvWsh0LNTQttrBW99Ag1EBiWsGjsYSYAdVYmARaQDR1spi1LJEExTCHf0QiJInVKAjro4jtSru3TwgA3wAQMYBh3kPiKJwNu7gBMwBA9A/4F9EAAW8DrcUzrOe9VvtLmOlL2AlAh0UIQt2AOYNQoHcIUT2AKm7YBhKE0G2AAwcAUGcAYsUAR3WIwSUIFFoAB2eD8hYAMVaMWLvIADOAEIiAdX2ANnQIZ0UNN5VRLS2ce644cPBS68PIAcOFwSoIUNSAB+eIIugL85HNt6qMbyxAB9EIAZTAAi0AfBVQF9QAGclAIh0AcMeMHHPLtErY/l+JeaQL4DSAcS0IVS+L/hVVPP4Mm0SwE2QIdHPQARUAHqxVfcwMsjhQgVeEewwwweMYiiCM9b2VCa2F6p9AEzm4iWSz81RMpBswNfGIAtWMUU4AknEIADQIZ6mEogef/CyoNIvYkH5cvJXnFHdoDImHwIvzPSDiiFlKGC12MHbwRHDCDAVhyRFBCBe6gHCKDThXDVypRPowM8FgCDWaQHJ9iAE5BKWvDEyPUQNPTW+aWADjDPhxhJY7C7D2U7muwCdvAAcnAIGSRMDICK0XNPiBjYHWY5ItGb+dSHuUmunnhL4XOHUlAHevCBGlBDHxg0nxBHjHxBreBC4bNMR+mJoRvJGuXKlnMIjaXBPRw6UtOMeKiBLaDUp/jBnjBYsFOjm2BPZNBDAsXfj+WbbqECR33V0/wHNEyHC0gDt8sHV8gB4tUi3vy7UTwIAPABCniG4FtJIlGZh9BiwlQBmID/xRMYzkF+hq8jAq0QCzQkPKt74ThZARFQvsE7gGIg039o0/3t4rRJ1gvov4bYhyIN2GJOxezdhy32Tdwgzy/m3e7zXY35D238YX2or0SeQEMWCLN7hsiEnmGsv0it5v9ouRJo0ExelUntPhfWtMcY23AYADbYExnxG/1UPnmEj1kc4zyQwkXuw1IWkNKRguQtYuQ1hHv1B5+QOn641mqZCG20vnJ91+DjBx4dC5oYoT4pBSFgAbbtvg8mSVW2SBPIXxrmiabV4Al0UVpGkpSR0cpDhkBQBJAtxwblh+I94Zrw2FQ2jCEeRV35y+wd2Iz2kUFrBPGjVDwzDOCIQLTb/zvAqdf</text:p>
      <text:p text:style-name="Standard">C/I21hIWk/IeRrL/ljLmyGVASMIR/UAHQkB2/rL5E7ctSM4iDvGMhOIoEHtCtxT2+8V72KdXHJdz/NARWvAmYsIM0qAFk+FCBYMZSzowIZuSjwBtjZj4MLMETMAEPnsOacAAV2AAKYAEsJFcevImJvL+HgMxv/A+D6MNnEAAneGk4+Q02GAZDeIJOvVeHGMaPXcoHljpDsD/DIOoO8IwjXubqm9aHQEzs09/V61N5wILYyz2yQ0NrjYe+0ZuP3r9fEGVxzNoUyVxXoK+GMOxyxYZWIFcZDgdZdgh0qAF54MHwfedLAwviHmY9jgg0BbtcSgqDflw6VTo/fP/Bi80H4vaAdngJQoCAeoBoKtDRDjTk0JCIfUgFY6jBGyQBFKjh+OwTDOBXPrW7TY1XgUBQMAzt53S8F91v1Z4TB6AFkEYGY6Q9rSZJ0CZPqVNOv8Tk3vbL9hTuhhi9sj3bhkDMwTtuYtW+mX0SA8gBD1WBcEk9Y+gCEqBZcb1U5l6MkURLWXwK874Ac90Ck7XohGUHLEhlhzDYC0CH5UG1WAbbjAjOC1gERYmQReg6Zy66hmBuaOEMxHyC3tVRWP2m1PNHHwDfPGHwY+ZxCaGCj7a+0rwAChAAq4XXdhCIliXw7DzCSxXxVb4HrC5xielpUTBKHmwID2eXfODCejj/gBfvTZg0b7KlADYYUkUIh+z9BwfoAH24XRVABwgwBBbYgFq/XTYogZ9ljq0Vbw3n1O3rPm+WwKT7HAR1Bagj0A6gXjC4dQr4hwRwB3LQB23vAHwNTtl7rlLjCs4zBH6AXCD0iX1MB4iGDNKWxnLXPGDl70AxdJBOACFAIwn9YRWYBjCwhECggBWwOHBXYIR8UExJ9zIsYsPQBxbA84pNisydZUoHZ0s3aRLXdDFpnX/ABFN4gi+0g0aYctljlWnoBggwQYnfh2lE5pRc5gt4gq10Gad+8mdIa4QoBTsIjcWI4He1POtzV3hUx+B9TuZWiO5M5Up5CJyfxYZw0NP7/w0n2VoG1AD2Jt+FIIIceO6MkLp7AFuzgAoH2M9KttR/gD6r2JVmRWKg2NprTUDN7eqXG9snoGE/SgrP+MucvEoVGABjSFQqiHS0fHGRHceKh8yMxHgjKQirGPB0UGgAKPlQLUnvOPrhHD2MrvFibk/g3oIEINMiuhuLT+u+fK5SNQYWsMEIT32+52CqF1dlNz4ENYB2uc0BbQhjYGSU65V8IIIVxlsrP7VfZIBFzOT6ekCM49AD+AcKmMc8/of5+4fufQgGXAG2uSIT4Ic9ry72VAUS4OS+n+aL4G2L2M9yb8ULatb0RvZelgPlzHkiWTxVOPxv7knE/5A8W8i6TP89SHQAwD+AsQSIf/SmdZNT74SBfwr3XdjCoEMjhf/QKdpCoYNEhWkusHuYj0ojelTyZVQIQMCzAfrysYwocaQGCum8oXBAUiG9RiDj5WDHQsi/fCefHTABQKIuCM5OEKE3UOA0pyRB2kma7qFCliWpYGBgzCFGeh8F3hxb8izatGrXsm3r9i3cuHIl6gyaj4iVLcYYYDArUKpTp0JqyMtBhMrfRtMm1mDnYeW/oexqxEOcUzALZKl+URHbuQMFxxCsdDHqVy26C3sxriVyIh2JFGZTkDDETiXJRrpE6DiwwUHGk/fuCShRUjjxo3OXM2/u/Dn06NKnU69u/frygRr/NrC5mZGKj8xMFXYjYQxhRpFJt6BXmLpjB3oSGcIv+T4Bm6DT8ok9C8DEAQMI4dl+JflAWA3olMTSRx0kwM4BNQklgCH/CKDcPynkcY9vNmmlUyP5TEPFiOWtJiJII73kwCJWIJMOBX39o9hL8qmIHY456riWivk0UgKAyNRzgQHAZeSADxSgUEI+QN4zWTx2LKaQPh6w84yEkQlwgDy36dMfFSokkA4/FGigFX8AoPDMCYo8cwEY++XEFjpWGDMMBmzx5JMQijWi5gHsyIObiCWgZEgesjml5XBGHWdCoxjuOCmllVp6KaaZappTBwwcAAEGI0XVSKdb8OMRFUmx/zMeXQRBwE97E3H0kHwLNXRRSfoMMJkPMwbl0qP3qATSiOkJx44oK9woUGdNQgpjBxM+c4+jCjkhwD2wrZBTZ1GNqNNHVnmk0zR1KaTTfwcgswWRwNGYjwPoULABAFNqei++admYUwqQymNqShSQQMEFXB5wIX+dCuqMByhgMgcDz7CTDgRnepftAedRQEQaEOTAzxYD+KLVPyPRAwYLW7BTZgfqkORdWhRZlN9apRqTgwj7bDAAPwcc8ISAZUmR8T0QGGCCAQD8N21xwT5zYb5RSz011VVb7daIHQwjaD05JAABwc7oZcUvZJkYK7OqnuDKfHbi6V0aitSTQJ4vxf/Ejk8bbGACG6UAK1G6uIFEskIOQvibQBIxyNKBhcVDz3/3YCkpET0VbYAISZ9Loo8EmefRiChKJFUKIjxjDN4BQgD2BU8aYtrVse/48kf0OBBPDfzgjYygeHd5Ar1i5YOBTF0i04o8TyBT9ArkRmbCP/dQ8KDyvOPNgg928NfqCsWg7pvforJFXwKsrcWQ8vKo/0QNEAwQMlAl50MIBIKqT63SKBUFQESICQXg/mQnwAESsIAGbAtL+hUodiAjfQyczC+M9A+rHCAhJTkbESQiswSoICPkM59UeKK+5A1ABdpDSwrYgAEAoEgk+4kIT57wk6BIUCdimQbx2EGtEgz/RRVQUwgVYpKO9XUBaqexgx00oA8NOKA/Z2FQIxxAhAvUw35Y6J2ggCfBA3JRLioKHX+EQoQELPAJxngGC1BACP+xxHbo8JTKzpMHFdikXIiJ3DNMsJ0adGEL6biAAHTRBxF5h0R2mMMJtoAflxWLTrMy31pUQIED6OUEouiACgaAjGGBSQMQWOAFfhM5Q1woKmKBHKRIKakusrKVrnwljnQhAA+cTmUn8MAGShAViZzNghmxClNUlJrVePCRrfqHFFmQDmN04SHTsNcTxQIuH/1jGrrIwzIpQIiz7Kd2DtgAlx6DnGpJRAMkOMA/tqCIDTgBXN8xmYhodBYSmQxy/2M8gO5SxwIBEMJv0IQlQL8jFQbNaUYhCkpnyCKSNkbkKYvrTH9OcoDkkGwxz/RRQkc3DVd8DALdsANISoa1v7mFRE+xQym0UqvRneUyubHLS08Js4DStKY2hWW5BjJIf7ZRHSXb4h1KBk0qkGgxllEcPdEiTyDK511/mRFi1PIROU3VoolDDFFf4qeRcJUsndseTpyiGKKmVD4wkwq4SPqdEJVrewNV6GJseFNYuuRlC3WnU7wlH+ENVEWemeZbFQKpPLIQrBD9CMxG5El2XIAzdyBRXJbFFoyqJSQCiQhLiFq7ArVRfiQRHlnmKtrRktZqZi2JucoVlZnuUnFT+f9syfzWkqfMc6bfCa1aevQRcoFIJC+BikRGVE/QzgixTjxXNUFS0FMuaEQjWilqSwau455SmlkpLUBDxBLneme3IyHkV90pIoS2cab7O6hXwfudfLznIZDFLnzjK9/50ncuDBLVsuKZ2WKFEYrF4txpXoKicuU2RGNVa1bIVV6z0o5Y760vAcmVIozKlJAicUmKvtWZFEkzqgrBVnJsuN0UOS8rTopQYSGs4hWzuMWwbCFGYZzhwXk2jKHrn4jR0uEAb45Akp2nhu8r07962MVWQ4yCb5hZEH1Xw98CL3i5KxFI4a+bT3buZYH4HpUQ18he/jKYwzyp3MBYuzd0sFb/msVV5ymGQWjJLHPTgqIQHXeebG2W8BA74PGKOWq0kx+H93zcwdHThiSeqQmIYhQRS/hXVCAHCUQAgRMcrok87jOmM63pTdNFfvJz7nfV/LfONeu/tbNtyfKM6lRjNHRoweqUFhfGDpuL09it1UTdQo9MrutKJihBl20t7GETu9jGPvZ1mpURcqpFCLvyCRE89DJkU7va1r42tjf9WR/l5J8tDUp/RJzRbJO73OY+N7pbWSzPiG4tUkHoQNCc7nnTu972vneOHorgjHinmyEqMr4DLvCBE1zgQ141XTgnYQIXqOAOfzjEIz7szGaWLfvZcIyjCl2Jc7zjHv94aZ8b/0a2NKu8dgwKyFOu8pWzvOUufznMYy7zmdO85ja/Oc5zrvOd87znPv850IMu9KETvehGPzrSk670pTO96U5/OtSjLvWpU73qVr861rOu9a1zvete/zrYwy72sZO97GY/O9rTrva1s73tbn873OMu97nTve52vzve8673vfO9737/O+ADL/jBE77whj884hOv+MUzvvGOf7y57XiTbv2WtgYMTEn6M3mAv6Wr16kV5y/17iemhzpjEUm3O74o2oLeO6f1rXNC7xyjvkxFJgvdxi0eErEm7rqLmstT/Fpn5nw2r3DNa63EIqXOr1QqPUoRXXI/Kb/ay/ItN+VCCZyV4f9zkauw7b1cFnXNpRgA4czZq/bvBSaVqlS11YlbPdxr/oIXNKy1+23656KrQelDOv0ji01s30hExJRIX3qsG04sRhuN3lxQgR38g64gAwuowPy1hcmUxHP9jTTtg51gRUmRjBPJBxtQgDdMDK7oyFiMHE58xwPCXAoYgAccwBCtzAkkQDwwCfgVEH2wwxNsgfWkQw1sQAqA3lyUBzKsjQEux3dVSTp4ADnci8L0oPVMDCBti+wxB2LQxzBgRAUO3Ec4ACaIwgmITeoMgABogI00Rz7oSjjgRnS4BsV0A07chCelA5/4ils4wCZQwGvgjTHcwz5tSxeiRbHoCtB00HP/qFZEdIDH5NMTdMEA0EviUMQT0I0FrgAJ3EMOFAkQjcRGqMy6eGCOEFgJwCA+NdB5MEA8rNLKpQAKUFqXjFAsUlQXoUNPrEsD+aAZ+YQPlMK4tUV/rEcOSEELSgcVfNMJyMMBEMG+7YiDbEEg9OAI4Q07bKIDeNtzxANHcJBlcdwuIUkNfMW6hEOvycNe5MkVkhw96EorCEj9NcfQwIYuABFJOAky1EAaYFVbxAvPMJAUSqFFRMsgpoWuGINKQEdUedI96AVAGsMTKEI+RkTcBGQzZkV4yAM/QEAKeBobeMAW2AMuCYAeTYorwmKvbcEIJYeweYbodQU/qM8WeA3Y/wxAoBDWQEoNQ7ALBJAAT8agysjDTyyVrtFDQdRDBTXHCqDAAIhAChTLYjhbE/ZfpkxDp/RMAvAkBCQALK4KvWxPOoaWHXQACQyAFJxFTlIAIqoePSgQA22B6mRlDlQRVsCLWJJlZDnbJkEGdICTMXjUYykEMrIH4pBchpjAVp7AAKzOAPQEfIQEFYglC2TQpaGFIQoIdDiFwvzO11AATSID2dQK+YRKWyjkBbiCg31TxpjJSoXlWJaldDAUaLzkxOQAA8xkoBwMK2KHsnFRWmEjjlBBlXzFCVTMguiDKOQS9wmQLRKTRHyT5fzaV6JWqkDAQcwBc0zD0BgCBGyLXP9lRDeKnsJcgIKUzEg4G96UUHeuhUukAHUeANuUxC9YQSCIYsdhojcgQxd4ACbYAXC8jAZIGmuwp1G+Z+dVpl4+h2tsAQTownNRwTCdAAqwkFvQxj3IQzokgBAYSYgkEYAGhYCijVvoSshI5XMcyyZKKGCiQx6AgUQsAhXRSlsUCO85RQmQQDoQxxYVpXtOh2VUSeoQ55G0w7wYh44AmLrdZHTQA/HY4QXsgwQNBGaVQgJyUXwyZ0JFDjI8RhLqmKsYwwsQ6FxsQA4oqKKo1G9lCj2UygXQgki9zIFUWpy52z+sAASkQw5Yp30Yk8c5AAqoywk0TeJ8SD5IqUKwZzr/nIBrvsUavk/QRMfQ9GU3/KWzPUEebSQw8imX/OlGWp5DJY6G9Ix1vuNaROBBPkcjdKRg2gRz9ZutOISMqOcv2gWdHioRQNNuxGSiQodiEM+TUEZ/SqnJ7F5yYseWXs2p+eZ1OABK3GM8VBw9oFSRKSAXUeJFSAVKNQIHsgstIKuO6QYEuCWeLodrZKQgyRPmqV+nGIN4CtSswoalIhBifGoFbRx90KfE0ccziEAJpFRyIZapNYKh7ihcLGpeImlagBO5lkKaeoV2akBFFpMO/VqCwR5iqYihrg1wheiulOpzbEJjsEA7oNQDNhRY2cpqPKxfkUVUXaxpAks3vIpv/1AHpsrDBTRrwiEUoZYsjixOKw1gVxUaRmnXgA2OgklYS+DXczFhhNQRgzzZVCkXfzwX6nVTYNzEdA0ZtA6Z8NjQQHXTVHgWd3ntNOSkR6TZP+BlDSwCnlWTZzAYt91QQcCKaVpXCwmVZYiIQz1qHkQq1BJUYNxQTvBHoSGUArJeGCmGTEnYgQ0OVW6NeFZsiDhJRsoGb2VgWSgie8KKOyhEW7GXIjzB29DZWBjYmpGYzzpZqXGVho1VPBHaVi3umT1Z0dITnLXQAIocipTXnd2Zky0ZPdlR2/ZX0K6u6pJahtgoO8SIj+xWeYUUPclrWQJrXXDVKd2tgdqFiJ2ScP8My6wtL4k0wqP6ZR2CBYxJnjTZEW04gzHESFRNlYKVRT5crAH4bAKai2MOhHnihuhOlVNsb//d18LFDdAIQRgBWMWOCCWWT1vdLX7ZRYX5ycUSI5SmCgn0TAY94MV57VjoSnKwW6nxh4/i6OF+19FqF5OZ2Zw5mDQdLUExL78ZWhc9rWrNGaiBGoi02ukOjguRmFigJjtwULz9VZl9l/KRgxiaig6RJZOQ2knc6IVI0gJdKDrUkQ8zAAUSWT6ICWNFpHcZ2jB5hEzZASaYArv4wOLYDi2QEQM5QwL4ABFPJ3tIwX7F7848ybrkAAmEikj8Akf44BZgAzLIQ/xFi67/eEk+7AknHe00mOeaahgUYwE/pAMLSAEAcIvktRq3OYgxkA3wisg2YMsWkICyPCYJ5IBtUGEujYRw9KBDqowOIQwHBgLdYAAJUNqVJIAvNNF+7DLn2PCcLdkIXxzp7pnqohnzzhgmi+6/Ca3T3rDwAC3xapiSgQvuLY7I9a7IgQtECQELVGOzyhhfsYREPRAuygNx8BCImYAKiEBP4KaICsjCUdz/BMhKPJTIUYErZMyCGooz3MaALO8BTxfnmKcVEIGUiJswq/KWxGIPMpA3IIw2doQ+EEE3wwgGFDL34ldaDQWhnFmH6UPKaBFa4dnhbsSdYAAjLtA9eMAmEEsC/8EsMRpKhfpOKwjKAeTAz7iy7ziDUQSv8HAwwjzwSPgwB9lzAY8Vd9HTMyP1hDUoVZmcmk0V4RxQs+jEmt2Y6cZuodkwgCnYt8zqPegr0YraHN+QJz2DqYBiWwLxd0XOAYiAAPSE8ZjKPZBAufrCrjxuq+lEPNiJ8joYd7FXT7xN01IBIlWiCtjQNChk8qiMD9b1CkTty/ZM+f0bQ7TyuuQTPOfDRjyQFE5M+SwqFqhEI2jxCcxBSnGXD1cMfwAJl1AjA3VBjFxcAb8QPXWFMSgCOogKYpXAhoR1CjgJ3ny2W7J2ugSyPFjPGSEMRVyFCahGQ/NODvxGF5vuv6Funv9xDmADLUlrs0xdM5ohs3bjrpqBWjBn2C8D2IZdmYPdsEZP2IC1GRUYAKUV9eC07n1NQ+R0iU4jw9PkD1FQAAPYoTlfCKl2R9CStP9SmPD6CCLVQx5oAH1DSW0vbguBC31vwR6AA2+PMF9FjqCsSzS6ZU+nxoVOEg8aQ/lg9D93mGpRwYID84hpgCjYYYJICQnrW04mwHP7jvrwgzVCVMC6wp/4Cw+OODIcgBUcQCCE+E+e1yWPBFBXcgt/r6HuELfsGLsx2Qqf2ljbNhS9d4x18m62ks5eB0mg6jBKyUKNZp3qEC75git4CjsY5EogxonVwGs0DDoIAAs4AzK8ANT/0MaN6qvl0YYqYMkWmaWeApHWbMEOgVsdQogoEAHESAxFeatRhus/0DcQkgA6+IIIXMCLFEOeAAAmicAJrC866MMSAUf+9l8KbImCfpSHeRKsRNs/OIk5M4ABLMKkPeKCsgWpMAA7kM1ZtMMAyAOi2oGJrDQK0II78GE4dEiGqIC8sIcJ6EM7qIClcuDN5ABIbgAt1LIdztC9jUQJmI4hxEaxFiq2U0DPiIAK1PtGStShHoAHCEEKbIArAED+tgPC+S9b0Hc9QIAA5EXN8kexakXp3IMzaOS+SFUK6IO8GKUICIEQsEEJAMdGwMoJhFIJ/AIKXLQmcWzmQQ5KCMgV/07DGG8BxmvA+ajGBeTASm8AOtTy9cTPNARs9FZ8th+AH7i6CqyBCqSBvL810b9rcQ5AcvSD9Kl5ruYLNdmaS6iAB7DPJjxs8mEqY8WDkYiFD+yKM8QGSUhUl1DGdtHDuqO1KWDCHdCDOySSFUMX1t+GL4xPDSADnqBUUNDpk8DzQKjJk3CQB9XAAMtHQbCHL/1DPEAABf5KPoSHOpVNVhABJfmld+C1l8iHD1DRAIABX/2DL9SAIn3JP7gGL0oQXqZCr7hbqdTAPnBuRBCP7hi+LJlA8xxUFceHYiTFpp8FJcbkYJ5tNy+tp80bf9AphNQEt5ZEwIarYmCpRcg8Xf+Qaj1HlYdRgZNk9HdKRIazQDiKdAUWC3s2/6K7G3ueR+O7B6lvAQtswoxMCUaTaOkxygCwgToYlQPYXj4AhB07aS4ge2LshIBu//L9++eg4T90F54gO7HBAb1/VHywkPcMhYN/jVJAMHZgg0OGKyDwO+BKpUNdeeqdIBKzYT4qEP/Ro6dvwD0BABxqjPlPCAt2F9AddfoUalSpU6lWtXoVa1atDhddCDRAyFUqQNnZzJfPDsOG+6xsuQDGIQABB8piLHpWg6gtB0Lm65CA34V9+Yzmk3LAUJ4UU39ZMXaBAgkSEIKyY8eCVikq+RqRrYFOp8oUJLrwFalLxJMTMJ3/0iPsuhuJXShFOiRygh8EXdOoqCQ7QJ9DDRT45XDVm7eDDQfumViMgUJZAxEdKj9gj8TizU/pdWBgTFGaf6UcdBBhJdCTGkTyTetz1ChZFmGnTetmcrXTicjuZadewoR00oFAA4Z62wrBBBVccEHvTjKgp6tKSie/u+R6Zql9jHJorAGeAE4n6mKS6x4Qz3INvtssY2fAxVwT8SkqNPJuixMgvKqRbuRQjbWY9qnhiQNMIGoa3wZgB7io8gHAhAMGUIGwuzY8Kx8VhjFmC3aQUQQFJtRSCR1FtkgnO9foaaQEEdLJbYX2SqppDpWomPAEKY6KDaEbcTrToWk68+CZ/yFhVOlHeZJkENFEFV2UUXp62+cCdjzQZ0Oo6CkyHwNOYIeCApMjbJqZDEHJiX8uZCcBFVCUsZF/NHVGFEJ2QoE5EUqg545/WDImh3ioQqeGLYxZccUD8tAArbOo0PQexY5SZx9F6iHwn25EodDOqHrbBhbmTChBJQMOMAaCbuzY8LewHloutxQIa2S4DB3aJ4d0KMAAxo62oKADhiztYBh2KtKSHXmQyVIRVxxotSiHqKORqUaooEIXCGrSE8wL3KLFp5jiyQHVfs9ilOSSTW6NRhuzYolCPc+Ui65hMDgqn3YG2AIszors2GEmS9TnLDs02ygmTWuk6yKeGI4KRf8HVRZrpnQOyDYmYLdMY2mHgPpQ3ZhkdAjAEtX1ibpLeyMMgHhYyBILY57MKCJI2anBh4Yd+ngLBjo4s6Qa9cxnwgMw/qfimnpspMiiHNU6qCE5rFQiK5A59OTKLb8cwdDQyUEeFoCmqtXRpA5Jo9c0KmW5Fk0V4BlDygwxJx+C1dshHyJN1WEw1tYbcv0UETjLguW5h8Cl6SmBBGz/8VOlfOJpi1/C85C6x540SgEdEhLI4R5+2BGKKNcO20K3Pg78ByhDKdVIiCPn02iaiezd24G5mgu/eaDCSRJFp/LBIAFYYkeW5GEZQzBABSrp2DQcgIENQIAFJ0iHZcJjPR3/+c0pafhdqkREj4mwgwEz6x3mSFhCJXmnJkS4lIRaUqHlUYFEZNLFUajQvskBbTvpM8gWkFHAAhLrAAIAl0puww8KQOAec4vHoKQCsDwxES</text:p>
      <text:p text:style-name="Standard">rTeNNLnEKvLUyKQ0bCWXBUYsOBCW9FP2wOuDaznZE5QAo1AJ4i3FGbf7AlEAnoAGFCFL8LGENvOtHRxZo3E5fEKSZ4qpOcGuKzFT2Bh/LwISKR1DVaBAssJpTkJDGHoq3V4BdXYUlZiHA+rxEBZBBYweqeAb6n6M9zDdEABNLRq7Mo5xl8cULWnsIWY8gMhhtQI6f61ZN8bPJgBhPYDpERCFTNrCT8qJMdmAcAIrBg/4JY0BIi+TMUlbjiALnpxh3O9xugEWaTtGmEA2iVNFOZ4B6KVOQwC1awyXXtKdPwDjsOwADJQEAAmCAKTvKhARNsqp0BtcIvXNOIiungADc5itxod5QPNpSSEaXkKvfiuKtogARbyAHVXsY6IZUKJ96kTvq0dDDLLDJLQtqnQ1yxKQj4gJWdU1dOShFPjbCkHuBrCM+YhqcDALJqkYKokW4YE7JkKXjEDN4zrEnLmJQABTkwyADg4pAw1UNvicsYCPtlUAhgsE+CrB7hIEDP6mmESd44mDGQEcYBshVJXPyHzZDBlEs5VaJ51StW/hKIZ9ilKvO8wCKiAql0hHB1iP+xplPSdyjrGMJW/9AANQJxgbr9SkwUYAPD2vc9W52IRgWT5hMCwUPLHASB/+jbS7ipWhIkkUU5SAAJHniPQK30MOTazdK8uRlH3cZeGqACdPjxPsDlgR8+1NIWsrTDuG6EiY0QbFNU0gjryokeKkjAiu5xgWGYAAUe2IIiQHMpHUmNamByzFDnpbHU7hW+JtsMzDhVIBa6xGXTIJFQhpi/AdwwRA/BgBD0oQIhwPQeNdiAgdkgBBUsJia5hUAK2lfAECJuJJ5UYKsARBcKyMoheI2JV6WTQWmxF31HopyA9dFiNmCCNApucYsfDEWHSYwWaxvQKCUi1A7QEh3ooZ3/fUiADRfaoXBPU4kg08uhEqhABe0oMApqQDwCzxgDbgSgSzZgBxlpNb5hFrNoROCM3NiXaRoZTit9BZWP7fictrXoUXR3xc+NRbwJYMM0wFCDM/MUKgzFV1HoJY8LLHEzq2RHDgRQYCEQ2MAOFoIGRJLMOrXnH6Cc2wYA4BN6XEilKpnDM7TpZSOpj475EIIHGkmF5xnDP/8A0KhEUGAD+8LRj86yv7gDsaacD0aj4Uc6EiCEd/3jL8awAi0QR7GvuhBMYkLxQ3s5ZmsryDWaBhELKQRUiYF6zg7bmol6l4+wPalVL4Jc6iBQAgcASx4DQnMUDzS+AfjCxkexjxz4/+jQSMmMsSqWqwLP0ggmOUkIEuMM0aDLHYZY57lvdMww9ubQE/fL2TWiGhViQ0+FqqRwPyWkw9RyFqDc70XBTl59R3htl5uQT/mYwwmekIOPTyVwgD2KciSYndXdw5QZzEE97nWg0RiiV/U7wDLBDBUNYnWOVChSmu6xrzn+kpU2CbFr/IQWX6qWlShxSDJREqW4mMAQhpiz0XSjBa16019UoDpKOsxGtexXiO0hWyM8jSI+OUW63xEMwT1JD5shyRc9kRiyGcAO8vKGHvdxSZPf6GPfPUGOL9f8VZgHFGQ4w+dWsXSPLnVwQyxWTkDBWcIj5LDQXIh//sIwEV06Sv+ex3vC+Y6IEBLAn9CDrmJg9ZGQq22kRsakYxg++AD23KppaKTlId5ZUpCRClpYVUwJGPTwA0G7yJPgJCnhUMVadifwQ7thi3cNUJhKFAwD+jCLxhrDN1//EoLjSvtSQW+2sx3racQ6jMi+eCNKWEbrzukZjOHDvszJAgSy+usfNAj0NoEC0sEDEqgqPgjgtg4ojOEeUIAoyOkA0kEEFkPvFk+BIo/fDvAvlgId/A5eKrD9isIVckCbuGmF4M5jasBeiCCAMo9DgIsC2sS3zCTf5ESwxEMqouUJZKYRAmwTlKIGlJCspGYOSmFkNCLIuq/45mXiMND+wpCGesOQamD/HyLkTPwuIjZDipLn0mIOZoLOvwAsKkhkxZ5CXHZMYjqMnr4l+lTCZwxtiXzpfIxiM/SIBPCrdF7kF+4IxTzvDrFr+YRAw+DDNYoQw5ICZ66v8vhBb4BMEZqwq5KsR/LBpwanYpxhmXzCT/zEk/IBKFSqf5xCBaIDj/rlEkfCEI9QDHuxKqiACEJRAa8uBcnG05JCHmyuN3wCw4BFUrgIZpDBDHfq+ejBFzzi0I4CAxigHjwAAi7AGb5leX7ldmamT9bFGxrJNT5oPiKEOhhGYoLvaabrKGSnD/eJHuJPFISroFLs+GKiBVmAAi4giESiY7aGjTTMTJoOZQLmAjJJ/yo0iFPW4C5EcCkIqiFSIA+cgTZE5KqmTUz2oAt9sf6Y5x+0q2A+gxBLIS36ZGl8KiSax2dui2Z6qw6bJBKPQkVEiWxWyXvMiSqSTT3Q4Wz4bmfoKEIqhssgYhmnAVLyZiTHbeCQb0kE4GegqDM2AFkcZmJ2Yjn2hw2sqhxhZCK2QCSXZ4+mRk5CrslKIOxiUoGarkN0aoTQApTijV8agjewq+FI0i+xIgXmooAuwADcqDp8gAJQoATMTQSSqAbiISN8g9VMIy5YZ4A8oB1iTruwpFNGTOkO4AISjBZ2SsQI5cTMUfGQLTp2jApWaYI8ICyfagNIAANkRPJUhh6Go/+iACBx2EC8jMEbUC8efucCjwISp5Kc7gE074EFMIHk9KtJDMUHqCMfHIAIICA2mcZBlk0qGgETaqD6BqM6DCBS5gZryBAFuqdc7AaOUIyhRvIvN89PfqRgToAE7Its/gEDJqOXtqFJyMRdUOTgQs1rGutzoMIO4QkPT4B8AtQhQuvQjlAn4iFYkOEASEAX3kMnWgUDIAACeskJWKdFoqQ3Hgo1tSgnl8fgrDJnoghSLmADUmCFHqIr2CFQhujpeMffuGojZqIexM5hfGqsLsR1HLSgKkXVgmIoZpGGwsYyCNMgW6U60YECOI0X49MvfYLq5GEL+OEZBiAyKKDK5CH/iACAMOZpeDwABXzBFSjgAJBB3gARnaQGIShACq4zB7rUA/CNZnxBjYRFZuCnEo+CIHiUQ86mBjmJMJCxLIbBAITAANyUq86kYsrCFc7EATSFPxjAAOIBAk5AFdPhflTCNw9iADZgAwRgZnTwcWRHQO4hVtSioBzkCbrAAzbAF65zU55kKrpjGCoLIqOC/BACAvbBABKAI+niIRVICqTqAESBCEzAAIiiEaFSPygCxbD02vhvI+KhPFkEMkiAAgbgBIwBq2amIUAJGZ4BWkWA03xGDh2ms1oUQU3gS6fSKWqQXFZADTsr4tLMAbxVWJ7gGSADAsb1BOrhsPZGJ2pw/10hwABMwEqjBeoC7l/hoyrvFYo8KFL2wmC3Z1g4Zf+80Bi0jyyxFRcFCaicDSGAiohAhl2JwF1XqkCV1ExH6MtSQAQwZICcxEMZoMpYZEj+UFv9kkqs088so62A52BygNOMAjrSwYfkAQsMogtEiToO7h4owAPqQR5awaSKywcgYkNkhBBaoi4McyrCBPNOFOQgwBlC5gn1hWBEy7MgjMmWp5/gloeo6RkoQBRKaUgYxjoIKGRSzFDaAT7iRR5OwB2YaDPBaJ3mJyi36wKokDumoX0QSZ2SEQIsNw02BAMC14dG9T0rhR6ixVqL1v5QxEoM4aTaiWoPYgg5ZM2AB/98TC/cGMdQEk9JUkAFsqw0/0HCIMxHImVhZ1QqVIABnKFv+xZsuzRWtmOV6sEg1tWaChUIDQQp/iuSLEW12AADAGBQHYINhgF2T+p6D2IYRhb78gYMI0R1dVQpKwRxOs5GpoE6bxeRTGlk5AQAMODBWk8qrPMC0iEcrveH6lPnWNeBl3FJ4iEB6AKRToIFUEC4vmSc0IEB6CK2IEAFauNA4NUENGADLsAQtsAeLkAA+NVuGiZRYVMdroIgShY+SwETTGELgpM3VUuXJuh7LoAa2MCNyO8ErhD6SkCX7sEY0kHBCEEAvEGlnu8slPiOgoRaGktB12VTOOgplsQAWCD/ibbgHk5gGMaWaBnPBbnXf3piP8clSBLAF1ByWWNilTw4BwozHzQQXyqlULPVgV/OAdggD2xwRZyhBkD4RJjnjofFaR0gbFCOkOhqANrB7KCCCiTmUlpu5nQAQ52C51iEWtJ4kCGgBowBS5r4AkC4FJ6vJ4brU5kLSv+hEQ3VqDzke52Cef63Ox1ABb4xHQ6iC1JBFDZhYRylpiClYpuHHgrVCfcNgza0UgXnKRp50TAiwPwnJ4j2ZXxwXJDqAFhAAGTlkgMZSwGtf6wr3V7DJJcR+nKiJa2nMmNpKKIkcWavNYg3m5wlK0wS8OBRI/gOuiICzOqIaGoKJ3zJdEaM/yGMkNf8ZS+hgkqOdCpOhO/OJo1HQn/zrXT+IS0CmqMR5wlz8S5Q0JzPuaAXLsQaooz6zkB4uS8VJ+6+LioSJ9+KJC14ww46iGzoKKNR5Pm2ozDKiEre5UBmT3/hY3hbgxf970xEuu9E2vWeECou2nikrjdmrz0gD/l8Qh1KZ6eLpHyZVCpake9eZCPMxJcy+qQ1b6fY0F9YUUbe0dN47UUUrhqzFp3u50QeRyMmxmtyUy8OjayrAqa7OjReSKT9T+oUuuE25EycmnvNpGNOpCEWr9lcDzm85n+5zlLOJJv/uirIhqgHFajvKivQGg2vdBzbesyiJLIve5OJRq03O/+ufXquAa/pXNkpqIAl+6SMmOZLhuYuipqmtQUpv4QhFSciGOYVYUSsQwOvjGKFljGKyEZooMuMJgZ2pA7QIuRrYoI3sDCLQmxQbbon6kOjN0RKabp84aMQPU2rXZu+GQVeUY8qNsMZ86i++9u//xvAA1zAB5zALYdEZtAqGNO2QJC1C9zBHxzCI1zCJ5zCSYiEaZY7DPGDmG+5K9zDPxzEQ1zER1zAfYZAo8IOyIEERCCWk4atSRzGY1zGZ5zGa5xkoJM58DueyEJLhAQCbRzIg1zIh5zIZ/wSL5wqPG8LWIAIHOC9ixzKo1zKp5zK4zMnNFqgpWIRBbXKu9zLvxz/zMN8ktQQgnsVRTb0xcVczdeczdvczd8czuNczueczuvczu8cz/Ncz/ecz/vcz/8c0ANd0Aed0Avd0A8d0RNd0Red0Rvd0R8d0iNd0ied0ivd0i8d0+t8riXG+TLd0y2nsBMksTfDpOFrnUn9yT9dzztc1VsdUbCaQTaa61I9ohrc1eU8kzO5eVj91nvdsFtlqa/izHU9zGaxPUrd1+u8PXRiVYI92Z/da/SX2BMkk5WF62zdckbmCXOd16GdhvpRYnjjCc+CAEfGn+tvolOtqBnmsKcC8ujIpDlD6lTa212d/1ha3DmD3Imd02FdKvTyEJldJXjj3fsdremdUbDa/6FjZNZpqd0VhKoJ/tgPkdt9q89HBqt1Bqs1GbexPa8cpagv8RKTutuPgt2VhWbmOrHrXdV1PePDfePn2qbznSoKatO95gnHPeM5hOBpfStSjkqmvXmsHUaQPVHkPdx9uj2qXSdK/s3n2ubFXeWLmkrEsONTTeSbPrXh/RX1N9xZvtUxe66lrt83mt9l3t31ct/Lpulz2xX7nf4WRd6zniE5npcJMKITngBzXVmesOD3vKhjfqPXGuo9XqJSrqPvWtzz3iooPqmrq6UNH+wZfd6T+3FQftk31Co02X9ccd+xWn8ZX+8t++Fl/ZJHWugXJDSq3Qi5Wuoffs6bzQi/vv9Xc4I6kvoQQf5sZL7aCZ5DQkPeGWK6FfvfYWfoYx7fG3vcE/uyi8QVL1H2l17dbsyXxn3yJR3pD3Eqcr3hAx4FjWKjlx7mmT34s5/Tbfp89nLZq30qkl7epV70M6zcKx7lZ/2h9c2wyx3293zblx/0AYJKo38ECxo0SI/KNCr/BP4b2BDiw4MR8zVSmI9gPoz5Mv7zaFDgQooG89EzCbLgxWn5phF0WPDkyYICN7K0uLBRx5odIUps6JKk0KFEixo9ijSp0qVMmzp9CjWq1KlUqwpdyJIlPaMtO2ZkSHCmSyoeL241aLajy5EK2+YE+vPrSqUra+ZM+XKazrQbG+n/Ddp3qEWFQ3UOnmk1seLFjK8OXHjy4mOkg/eC/bhTYkK2DSN+7PzvLN6CG02GFkrWK02bfS8zlFwSpEAqJ8nWPQk5pdmHtBv7/g08uPDhxIsvrpza6OyEB1tCfDsSNEOvFz8OtGyYdEisdi8LHdiyZtu5zclyzE2lJuKGZ/OO702RO0u/3o3bvx+1rmGMoImalv+eRzPxpFNOs7EkUmqqmUaaXmRhRhJK8H3GG24MtRUeZG19RJtX6J3U106RccQafiaeiGKKKq5olVsd1kcRbj1hNFt4c1m21XsAyrcRiEE1p99oFM02V4I/hYVSWoZZ6NV0IBlYIIwESTaYZyxe/6niSNxVh9RrNVG5UkcU2qSjcy/6ldaDKR342JEaoSSmaje1hh1PFmV0J5RddWQhiDZ2GBmWgg5KaKGGUvWlQhd1RdZ6rS00GHrkYaWWZHeBKZ6PPA3p4I9DHRheqKU1t9NNGIaY0IAH0fcWatx95emhsvp2mJBE7ehWWjSNyGhdErJG33pRtsQbSTWKNqKuZGb1opbmMTlbRKkZuGeps16Lbbba2kcjpGbqipaBFhoGJ1hEmgdpXQCCaOl0FC1q0VFQ3iUTnqTJ5NCITKo2JHJD6UtQdNsO3JRH3saLFKbXveSVmA+JGJh1HlZHZnYvKfkPS8bO6VGGGCl5oWF3Rf9LXYdTdlVbm8tVSXDLLr8Mc1H0qYvnetM2Gaxa8NFYL1CJfubhZV9RFB5zRoXpWsMmY3ZzwDi7JJp3GRIrVKkOx4w1atehlxSPGbuGb8Ad4gQTejdJ1lZ7HElZ0otbpTxYxxhhVSFKGqk7ZYCskkUpf1n/DXjgLM7J28i+3rsyw5k5zJeY87llEJTukUSlrdulRS+gG71Ur5GAWkdheWh/ymvogv/NU6wkaUynlA2LOe2DRCPH7JJ/tlcYnw3v/bZHDvm6U482IkwahmBRbOTpyi/PfHAjQezgQC+K6lW9mxU0p813rcodqe4xCzV8dvPGmngcq/VmTz9yXDVccx//X1+TMjUPs7MGKvcRkyTVhltotRq7mQB5K0FXG4qBNNQa2TyPXijhFd5CEpkFXihlbKOfBS+IwaNlLFK2yUj0HJSjJvWEJoe7GN3aZjESKupc8MJZahR1l5GgrTYQJJMK11MStEXvQJDLm5/4lUFsUWx0RSGW/Ay4qOl4y02YuZPK6MOhBlouLz3R3fNEsx/6vM5jO1zV4vqjPsIEcYxkDKLQKrahr5Vofp3DXoe41JDWHKRDAsNeaSiVG+sVLTPv8dl8WtUoln3kJrijCbOWVRlBciRHhSyjoaCWISaihSG5sdxK/MIhC0UogO4JjIOAWBja9FEnEPLg9PAFtyRm/+UguXleTEoDR0fKcpaB810EoyUS2MTxdRo7mVqexCov1mRIM0uk0nbymdtwcIetytiiBFYjIREpScLbkkpq9ElaMgUsW5niVMAjngzJTH3fMZ7EIhabGamkkiukIVFSE8sIPRM8eJIQYOAWEp0MsySd8qY2/wnQwSmqanwb6LJqKEqJvKc9sKwPz4zCnUYiSVFN+mSoyIOZ++UlTf4RnuXeh1H8bI4ekhwUPbbigFLshqSaowcIG+FS2pAUhDRlacBOCpm3bS1VwTILZNAkE5fKBKYNnAZOaRMUmcb0pEtFE2186j+ZQOanOB3qU/Vo1YydNC1b/ctToVZVo+bUqP8m8alMp4pUpjK1rEz1qVC9elKTGNWlwZppT+2a1qXqJah+IalfJdS5rabVJEtdq1Td+hezdHWmT00rTJFqFqdu9a+HzaP1fOpWolZWsH4dKghZytiZ+vWzeoWpWdUaLLhGtrGoPaxdpUpXsSpWipNFq2gjC9qj+lWzrKVrb9/q1rJ+9atdXa1vJytX0+YWtLMFLWSmBNurypU9hM2pcOnKRrJe9qswVa11C9tAxdbUuZpN7oReOtrXipW7rO0rJbF73ZfSlLhyZe1UQRtemTrAAduiRwowkALTKMg8G3nhgNMjwuANuDTBawiBg8dgBiP4hRIW4YM3t+AEFzjBair/DYUr/OAPV9jDx3SwCONonhCTOMIi/jCBXexhBSl4wwpeMIIhbGALvxjEHB4xhFf8YhtfmMIZpvGMidzjHSOZxBNOsoxhvGMn//jIN26xhWNcYCQ3+cgzxrGKixxlHrOYxlEOcZk1zOQUX3mLGU7PksN8YSB/mclNmvCSVxySNQ+ZyE+u8oY51OQce1nHQO6yjccs5iiXQAMl0BZtHIABWqBjH+iotA8qjWl0XBrTks60pjG96U97Gh2dHnWmOx3qUo/6H5mmtKdLLWlYnzrTl641qGdNalPfWteipvWkQ13pUgMb155OdbCPzetivxrZrl62s3397EknW9S0APaw/5Gt62v3+tWb1japQ+3taCvb0tMe96gvvY9uY7vYzVa1sZud62Pbet7lLrcP4K3rTqu61+HetbU/re19A3vf5Ab4p9PN62F3u9nGrveu173tcKvb1LIm9sMvLm1oH9zX/ea0vwue8Ic3HNmoBrnJN94B/g7MASvwxSL2EY+Yy3zmNK+5zW+O85zT/B86f3nOF5EGnQu95kD/xdCPbnOgC30RSG/60X3u9KfDPOpUr7rVr451mjM960SfudJt7g6uV73oYi+72c+OdqeTPe1sb7vVN6EBBxgtoOGyol+kqBWHyUiPaNLLvXBixfTsRSva+SUoiwgiiSLklzLiZVlSV/+gwS+NNCjpJd0vj/kVVf7uXZkTYNhnR+u9smdTysqR4OQcv7spsX7fGMoYxD3q/BFNf6/UfCCEJNaXdIO210m9DA+ctcbsmFWO85rZ3GA9/1jFr0uxlRecxAtBOIptpvPxqfxkHDdfI9THsoiRn/0rK9n6MhZ/nSPc/BUjesjLT3OQs3xj9Htf+9bvcZZrbGY3M1/NW0z/99vvfFZWaHOmfu03Zm4Gf2nWf/6Hfm9mZF1Wf8dXfnQWZ8ynYeP3QkxjfguIfBvmfBimNPrHfggYaIcGfiTogSkIfoXmfeMHgFtmaBJIf0XWf8nRMvCheFWREZi0OwoCL5QHLxO4Jg3/80O/1ESrsRdFkxS2ITv+AS/tEhmw03lPOCcphCRVlHlZqIXGwS4+WEXxhDHFM32KY4PnBBKkBDGHdxoNYzqGRCVlGBuch3pXUzNbVCyUZ4cxcocL+Eaqwxg4tIXAkTP+ZEgBEoiHiIiJqIiLyIifQi45SDQ6ZC+NSImVaImXiImngx6EGDl9lImfCIqhKIqjaCKpMT8JkygIQoqryIqt6IqvSBRaVECrY0dpA4u3iIu5qIuN2BfNVE76ohowsYvDSIzFaIwWNDaAGB868zhnUUHHCI3RKI3TKCgi5IcI9UwP8ozUyI3d6I3fCI7hKI7jSI7laI7niI7pqI7ryI7t/+iO7wiP8SiP80iP9WiP94iP+aiP+8iP/eiP/wiQASmQA0mQBWmQB4mQCamQC8mQDemQDwmRESmRE0mRFWmRF4mRGamRG8mRHemRHwmSISmSI0mSJWmSJ4mSKamSK8mSLemSLwmTMSmTM0mTNWmTN4mTOamTO8mTPemTPwmUCXkWJBUTixIWQYmUo6iMxkJYIzUQLBU324iLupAH9SAP7PAEW4AM7LAFJ0AB+uAA05WUY3mJHcAA6cAO7IAMWbmVV3kAUmAHBaEBEJADavkEB5AAvhCWpzGN3UACxvAEgZCWg3mV9yACAUaWiVmJZskO8pCVgjmY7HAAc1AK/wAAKP9wAo35mGn5DCJQAkEljboAAemAlyRgmhRQA86ADFtwAALQaIoJm4polqxJAaZpm6YpAB3gErRQA+xwDwOAAr8gACyQDvJwACiwl335l2+pHWbJD+zAAvqwexlUHdIXit0RT/fIJR3DiYADEXxkHC4ynZSBPsSjFM6pCGlQFPtQAx6gDwZRAiZwD+zgnoQVmhBQDwfgChQhBCzQl</text:p>
      <text:p text:style-name="Standard">cipTdHBOte4iPbSTQRKj87hRpCoia4RMMaxF1QBETuDoEPRAcNgDFbwC0WhDxtACBSBARTADidgAMkZjX5pDCcwB5T3DysAAfyQDhCQAtpknqEhlYmoUOMpj6c3RhTDfcUxHWD/YXlQAR4Z8xQYkADGcAHocBQTQhAAIAD38AwmAACwd4yiyQ8kihD0AAAmcAAxOqO0RBj9BIoHlEb82B1kNKafMxy9kSxSIUoH5BQYwADssKSIV0A6IQUHYAhUSo0oegKuMD35kAIicA/3QAKI2REOoA8UcABbeQ8sQAQqVxD7YAXGwAAdgAEQcAJbwA/3MAxsADUGkQIbMADzyZU5QAIYkCMEoQ8DgAUe4AubegBpmQMCkAIkpQEkkJmSSQGi6k6LSgsegKr3kJeUyhthkp1JcTgrMzL2gSDZmBvKyhTxUkfuQUrGaCHR2jqXlGdLESTdeSt0ZERwoVHjOi7jITxi/+QQx1OhqzEqUlEbd1IrD4RIRQEiK0Q1VSg5m5MUs3mn8eEkQTMYXdoFrfmg0SiaIwqXWnESISqZGwBPKSAAB4AFV5mV7GAIFIABP4IONYCpJtCbaXmV7FAD8TA+6HABxiAPVykP4XCVA+ALBvGq7DAAEDCya4kM6UABHeADLJCVxsAOBHEBiwBPFzGX98CWT7CaB0ACKxA5fPSurjJ6eJKNDMoYdDRNInMgS+FBlrIqBQWNM7RHlBKvebMUOnKjyqFP7UJ9XLKsL8Ehl1RQiVc+ULS2daOjRWGKiFQxCIMcWPsr0KQffrOUQ0GnSroP6NqLCkEPVOkMB2AAZSWNKP+qn4sCIvGQmSwgBKVBsfeADAfAAK7wC6JwAk8Qo1BLEPugCFtwATlwDx6wAejAqS07ANI5EkRwAvxQAySwD7QgAiNLAYQAFq+KDCdwAPdAAUSwAR7QBXeZAP5pChvgDrx6lQnQASZBGygqmaKQBnMwDI/6DAIAADcUHk8RJnihruJaFW2LK3vDrEEaKs2RMtBIPeKhTz1jNeLaT3G7FFhRFz5TL/eEGu4DKXCTLoWDS1PLe9faFI+hO1zFQVR0E/hqG3JKt3LxMOeLFIypoTKjrytBDv4ps1Z6pfipoqUAIg7AnpJJvnziDnXJApvAHvSgAjWwBelZECqLlQewAQ7/QFQ/G7FyRxDxAAEqIKT0sAksIA8X4AMF8apZ6cNy1w/x+aiemqkqlQ9CTKKN4gAosAtbkAD6oA5dkQYXAJ0zOyPc+hTiQjlGyi34hL9MuLeDFMEwEkbHGEGYQxg/NEGRohTwdKZEikZmeDVNGDmSSIUnQymakrb8IxXRii4UMh6kMUNFNBp//Ebmcq5Gkbg1sKExAitkAiIpQALOgKgBxr6rqBApMJrP4AEiAAEkQAEXUJypvBMQewLxMBEE4QAbcAL2kKgnEQ9WEAjPQAIlUD0lYKjpkKjrVB+mTJo/PBDGawhPS7MDkJY14AN88g/SbJjKnA/Gy80asRAAQAJS/4oCAKCstigU1yMwfzInQRolrAJF/XEhkxRHSFIbDkwqCKI6LlJP1oGdyaRGa1OI8XIddbvKilhP6DKLB+HHMwExuzFIp9Ep+yQYLrF7b3S+aSM8XJEuYkRMDDM6YrSDclElcZOthUFCqIEb/ls8lCI97+w7nmKHOaHTF/IWcXEWdKqZWmmXOyujm0xKVHCZJyAPnCuNCZICeWAIGYuVW8AOxsAC7sBfHqGyW8CxJ/Ug9AAG/skAGEAW6KAIT1ADtNAxeqG77NCzsMIQOWJUUHqofjoNQjAA8vDBBjGXngoBK2A3+WAAX/rXGzEHL9AFiUo8jRAPiuAMEKALc0tRKf/hTmjRFZ1BIyslt/HjEJb3nbB31J7Xy+8UhvlEr19DuP7aGThxyXkTUs3xiiAjGgT1e985FpPIojtNoCTtpKRSMXcBJ8oxIv7MKZCj2mLDKdo7RZxBNawEniS9P3cijNoRLs6EGVgVL3PMyO9yIbOpllO9mltgCDJKNqNqxXZqtNPoEK6cDm0pD8iADE3sCip3El98AAdgArlqRSoAtAMgBAPBnsaQACqQP+yxDxewBZm6FWmRAvFAAgmgCN6Alvfgp41gvP59EK5sDN6wzg6TD+5wAsZA3oBqAJikEVSADpc6DNkLLdeqMRoSKy5RK6wjt6ONO729et4RNQzqLQ7/HFFnqNEkxB0FpTE8/Sev3YpGbhN8+0NmuzUwslAhchU8hKe8sq6C9B3Aso1DRDI0hDBCwyutZyxJKEqUo7Wgs9Fa2z2fkhHzKmHUBVLN3dJ30QEJwA8HMAy3KQIkIAI+EJbw1BEh+pzlrN5Ywd6BSg8O0AEU8AzskAM/bBtdCrpS3bJYAN63Gxpbnam6YxIq+w8KzhAOQAQ1wA/vPZireQ8vTAX6QMLSSRMumg4pjBj08AsX4Ax5kAJ2IJpayZaNuZbGsAVCu+moguXCQy58kSDzrCs8RC7Ecnps2h2ed6O+h04qETdb0TdbYkqVcSkb0jpQ8iWx7Tm459xmcS7a/85BNiLtBDo8Bb46L9RKYMHBn5LRFTwk20oihucW1aLl10jkvd2Ja3w0glw5Z8uM0kNbcfMtxlOdhbQQAPsLjSDxslM9GOYLIzvgx32M2X3oUlAQVowMLNDNCeGi/BCYbfkPbKmV/3C7GcG69ZCp+gQpPBzz06ALIrAF4bAF6ZADHpAHGwABdV2l01CzLR8TrtyVrpCuZwym02CW9RDsJHuVW0AQ8pDgHYAYpaLj8sMagEu2MkJJHeRMb7ROc2g+RALcphHRanTPg7Tvi2PU4cHTars921reHoO1lQhSxL0dQaMnuYL2y0Ekjjjv0U3thiHTbuT2WB4hks1Vy5Gs5//SOb6YQ9NkK773Mdyk8WOPRy1VMzUysErjVUEywG0oGWappOopsLrzy3XZmWHqjY1gufspl6MZoxqQEYVqCAcgAiqgD/qgAkIgBPow/EKAAQ5AFsVsDMNA1tR04FfPEq5gBa67AUPPpQLwDK1ZpeOszbcrNK6cpQYASCrLD+StARRQD7f6+8U//O3w+8cfjFFY+T6SJtJjtlL7MAB8KvrKJlo73ABBpRGVaVTo5aPyT+FChgIL5mu0cOBEg/kOVsyHsODAgxshEvzYCKHCkASplByYTyFBhi1dvoQZU+ZMmjVt3qxJ7x/FkTUrCvw4TSPFgkIFgsxoNObAjTM1njT/Oe2fSptBWcqs2DHj1oca8wktujVkQZj0omqEKTUj06siXRKkmFJsxoNTpzH9d1EvQoRM2W4V+BJsBwbsLvx66fAkABQHDBNxgFPyZMqVLV+unPAfFV0Q+B2QwrARJlNbThhwkM+BgGcHTAAQu3MlX3roFG2hwEboU3QX2DHAQGUFBEMHNtiZZjYfAAH37gmA3UjfAHYD9FH9N01Xnnqg7XxduO82hBT5UuQxdIKI2IMQd9L7TjXpVZK7NyK9L5Kjxa+aTQ5USKSDlLsrO6/6yggkhYSSSyfNXOrLJIbCSjCvrepKaiu2jNowoqlAIsrAu8hyDzMTT0QxRZKicmum/7qyMwhEC0E8asGVLmpEKpj+ezCxgwQMabOapGpvIppUinAvAFFKqCIDT9IRQogQ+lGmizxiy6UNwZvKrIv6Y8tDnfjjr6OTwCSRJOw2GwgDBra4YB/BgHJggxz48UAfFffks08/Wzopr25IMOaAORa6i7kDnvBABYWIOCEdCFZoD6oL19rHNwY6AFKkTLfYNB/CDEPnx7s0oCCde17LaDp5rJtwUHYOcCUlpvaxwhDypnGgsXRESOFLS/v7SiUcewwMUKJUCitQDy0M06SMdgIJKIPygqtJDrM1ds2FzGwRqP3aoyoilSgyi8GjwDUQxi0pgurZP+elN8Up6XPqv/+12p2Rwr66Ui6mKcmSKcGHyAJwJrfOinKphIolk6X+ipLYos1+7LGhgsjNuCWVgKI4x7funWiuKiutK6GUHlK2Rrfk/TYjwvi5AJ3E+hOCBWQGEMLben8GOuiFOPPsBFdc6iABY555jR59PGAnh/WwS4iejQrqjZ1hgqvwn96M2ZQewuD0wSIqTvKhBnlcgy2f6cLhuaHOCp2jFIrzsS2df1JQyAffWNjkzGlnu49NlkdSELuJk6U2R7xW9IhNqyJidyqvPD444ZcS9CsqwTOGC8bdIuyqRNFCfjArLoVmvfWWRNo4SJs8X+gj/jQnKcczN7awWBj/3SrAhjDeL/T/mdSK6yYq+dLyKJgt5x3QD0UqU3aXjtWdP4Ip1omhSkn0CDuhzBLZ+4l39KggN+GU01t6BirBhHtOcAemnhp2PX/90ReUBHZOCM2K/lGnExjmF9MAgAkcM4CyGSQiDjAABK5zkqwBRzEKQYcVwNaBfBCCAobwhglKYLVGkCMB7JDHqkrwFV8MYGd6+lY35FCP03jkIL3hB3lUogHibCEB13mfQUqwARIEpyPU4s+1hjefkkXJKEOJmUicVBS8rMVJFTGSgTh3MMYt0ShYil1DpHi1daEpSy17We001LH9tfFPcpGQTYhXO6QoSGOKod5U0PWRYymnRwaDWIFokjKw/7BRYCl50YRAgj89nkljy+vKmRaJLz3eDY7dC4nPbEgtMw1NLjDjXMYgkj6gEMYYVjhgSr51l6TVo1EJ4ovgfOZGWrrOPY2YG62+pRB6rCBVuNFAPtzEDnbcwwMbEEI8IFBA6zguDYr4DQf7opBfXABUHCSgPNKRgDm4AwIHmN892DaQ6WwBVkPbDg0NMJ+MfIoEuuhDXoQwgCcg4xkMMIAvXEGBA2xQdxEZXXt4CbFlxbGRlVKjkwIElb1Uy3IsKqNyjMRGdf3oKc+a1pWitZu/YARCd+uRRms50j1laECzFBixoojFjN3nIxd7ym7wAyKhLDEulLTfw5xnyMSoi/+RyfNYVkSDkeWdFHstYdlRxmc6MzWMQYX73LNAcpGWnNRb/zoKlUxZg18sko75aAd1FEEBEpTVrGYVgRAc0D2SthVoTRqUMU5wqNksJGsn2IADqKCCBKQDhfKQxxO2YAxnUIBrVMCVMbZ2wX9kaoP0oAcPDVHPJwS2C6Kgxi6eAZ1WUeecC0oBBExjABvi7QI57IYdpuIAMLBgsIBdSDFJkAKo/kUn90kXj6q0kt0IdKC91R71qHcXxcRuS+zRV2KYgjiULQ9KtoKSUsXF0Y5l8i1Xcmt2L5NVK96kjHQcHSUd8pSpuIuP501JF3cS0+QqTCq6243yltsx+3SMXGv/CuiU5sJY6Y3kY39ZUcmGRjpmqc6T0fXYfG4WO6F0YBhRQwfn1JiPebJDsCjEAobZkeEDcFa7H/aTgzpTj2eQNlAMSYH8XnUd1RhgAPcgpiFywIBNrJU/v6gBMhKgAkTqBB01iGZShqiILmzBECzYgAZM0AW2nWQ61YEhL+N6mq419gKS0kVTpjHEK8c4B8VQQWouCCYkgcyR9TGYRDCiOdINtSjUeojzDLbT++Lude09JO3gvKGzLdcld5PSbkE8aJoANEY15VdMkNKfgRpYkbdjZO26MpNs6Se6TfLJfm4SMkbGqHx3TCSguNeTssAkWr9FyyMDo19SF4sjVY2Q/52D2oiknRIx1zMLLS4gD2SgkJjy8DVgnwMbQhcbMyNJzl0YTbCBBqxB5eIluVjWOYsxb0RAKUXvLN0Ix0UJpdBTYoCsZp+Hri5A8oqItTD5H6d+d0GAYVOACkdHogAFQ8Y199A4JBirFAzPMAWK4f7zFiBJKdXGRriW1riSQpeReqw+sZrnrGjdsdV+7MWRcd0Ly2+LMaughOWfqWfIuHzleQxhNIRgp5kkue+CJjniipTjrYr4qyxW/DZROXrzUCfc51WJXZGGilQyDcjbJyFfmaBElQFNrz/dsxpWzxYoi5X3W2NyiLzO5Mf3LRWT6U0KbxVKXFWqeecr2c/jgP+HORpNWi7LmwhxdWRxUZ9E1ubjs1bOhyU7SvrM3sPizxNOlp8gekhIgVFuTwqok959NnmUCd/XEj5S53RcHedtsViC0cUDann2a5bjeSrzE+v9qg+JCBylCruqTzgwn4ZQurrOxqQ0AmOR3szgBL97+4l7o4IRkuXINXtzccX2a/RQxGK5RaggPTaXGnCjIYtyvjhOpy+dfnLMzmrIne9GQUFUtYhbH6Qra3mjtFDQO66ul9y+48QS8E5L9hRBL1R3Bq8874udRACNPnd4XCMNSTBAignuoTSRYqin84nRQb/Ic7gB1D2JODuCgySeerM/WzM1EaqhwgviirnfqRH/ReoIW7m4BBmTzdkMLiqLptO/FkwLM9Oco1g0q5gWkTEu/zguNTG+odIQlgG6+7uz0gGM0Umo+4gduLOW/Zi4AMEqRrOWNYG5+Uidh6ML93C/fNk3imsWBpskneAYKtG3gIM1FnRBQuucwpkPvRCdeGEJM6GqJcIRh4G8lCKu8pOiPAqLFyye/ktB7lIq5tGjGek5NjGooOKYu7M0skM7rtAMjInAFHRC6qodq3odK2KwQBulEMTAf1IQDJmLkyvD3bMWIzRBMFGi0sqPNCM/S9uLY4kSlYE/3FMuu/sWzSCjZjuvkIG/rRvCmuuc3To/OevDnlM9w1uQn5izi1IY/0jyNymyqFCSi++7LyQ5I+r7u1AEMa+Yr6SDmMaRO/0CCt+xxkwUGIqxCz3kFqn4ook6OSAJCw8sCXi8mor7Lx+8oxbZnCq8rRfEuKebpg8ZH9ChCEK0R8FhNrELn1V7EKw7GKwwwnDUHqXCxlC8LZA5LwShruwhsKw4MT57Kl7stIcExfbzPstpHFniC68QF31Jl2cjl7/oCh0BrqaClkfMjuKhO+oxqlEayMgbuZEcGo45KbB4lvsakEChkesym4kEMZ0Kk/rqyYLIFi4kn5bKHvVCufhzmC8KkithxrfQkTtctElCEtvpswqpvo4ZxQL0Q1DMOnFBEHKElmsUkf9Vu0WSOJY7q7dBRELHsz9SqpSVgz2mFLyPcZDlqsJ5y739IMUI5LuBsDsJeZy5JK78a0as5K1xsRBTicI+TMMPocE7TKKGAAwjWcIDk8Tw00FJWjqaiEJZhMSLjDWJgamZ449GMkYdtEnCrCUuFEs+E6CLSssM8TxH6ylegpG0QJAOrKTxko3rKRGMUJ2SqUp5rLma8xl/pLQCOchJhAqKMQo/Sr6puiqJrMrWO0OkEh3uIzWRSbne45IwqUC/5M36tAzgrArnGkT75M/+9M//BNAAFdAB3RN1wcdBgphp8T8CZdAGddAHhdAIlVChkS7YnMX6m9AM1dAN5dAO9dD/ASUzoKw7mcrNDzXRE0XRFFXRFQUa/FS02nFGzGPRGaXRGrXRG/XQlcS8YtEopJRRHAXSIBXSISXSwetMrFgZpfIQCy3SJnXSJ4XSKC2pt9vOJkQcKcXSLNXSLeXSLvXSLwXTMBXTMSXTMjXTM0XTNFXTNWXTNnXTN4XTOJXTOaXTOrXTO8XTPNXTPeXTPvXTPwXUQBXUQSXUQjXUQ0XURFXURWXURnXUR4XUSJXUSaXUSrXUS8XUTNXUTeXUTvXUTwXVUBXVUSXVUjXVU0XVVFXVVWXVVnXVV4XVWJXVWaXVWrXVW8XVXNXVXeXVXvXVXwXWYBXWYSXWYh1SqPM2/4uwveRIt7xg0pd4ss/CiTeDrGo11msNsRsZsGp9tYTQvsmI1iiTDEw7iVJQLT6VoXrgNQvbAmJKhwugAB+IjPJ6H8pwFWnF1nwlqdBiV2S4MHZIh7GSV5KgFnsdgBXDjJTx0+1wBnYNBHZAhsBqV2TIgQ0gtgWFibfBVzl6Vn312MkYjnR4WHYYLCzw13Z9gooFAHOpDI0VAsqwmmsxFrrD00H5jAQwKwhIAEWAMcHiB+CwOnA92LihDCpwACGgAA/wgcH82Ka9idByhmfA2bLS2RowBJJFhnQA2h+F1qEV15t4HwAwAA+AgA441yYVw5+Zm7lyCQAggtIgplDBWP+XmI4XsoxRuYA0cNq9nYzQSge2bQm3ZQFiCjKubYl5stvKyBR2SIAOGDRN3D/tCRpZMZpv2Y9BOQB5MAQRKIGWpaeNvYmxOQy+JV2b8NvTiJn2WAESuAd74lzPfQLQtYkMCoRN+TCv8rnurJfO+FsDmJDuuYPOcIYtYAEfoNmaKCeipQy8lZPSdd6YSKfKjRleOo/hLV4RzVgXGgBHqQzbqAfbJTTDpSWLOl4/mTLfjTb3kIoO8AAsUCGDTdzlLYyaed76dYkpC6C8aDqVYAMPSCET4BuhNaeXVVwrqF3H/bCSRDge+ZgDGa6S+cP8uM7lgo/O+B8TkwsdyYcSEIH/ewCV4FjSFNiALvsfEgim93Abz7oO3jGPEYax/4GAYDoIv0WGLQAsYHuCA1gnknAAH/AAb/Cre0iAgZUWxtwpjjNLTgyKxRGuOnrHcJQkfxy177Sd0vw43cKqkhFNoqpA+sviXvzFUmziERS/68SYM44l9/tDq+rFL4rCS7mScPxGdoNIEFkjUmQp1EnF5dqYSvtOh4vCOnKu+SMd7LwdT+ORuJDgl6SRPWKpyzNBfbnO/FquJJWpTJTgPoZH4uFFaJw8HcWi2OGu9GoP1KvMq8mQKDQToumOWkHJBeFgGAMORGthEs6BIqIckQjXvhgTLrvaEsaA/nCVGu7X2NUT/yRxgH1IgHvgh2Ia4siIzPmgopVsvCO2xD9ynoTL46Iq5C3R44nByKyahilzBYwgo4OIB9+4AF+YjxbqV8AyDNTgi3u9jocLK2MgpnYlpguADPOAgHSop19jh0JZD4MYjhcmJn89gNmCCL0zM68zm6UqrkEurmyp5r08ZCuGneLZZHBuO0T6w7PACC+JGEfMRLawqjjzqUi+5Cj8SXYC538S42ppkOnEIznm4niUrtvbaatoSQAco5W0TtShQipqTKLao/ZoKtXpCiVcNLmbpJicKTNZHOBKRrFA6jfeI230YyNuIm4Zwja2rYgUz9eMpZWDaka+SrJLQCwCjCmhB//8RY7LS5d4yAF2qIGykaIKC7YMuwB5/orpwIJmkha+1mcUugApgA0hgJp62oJeG6xmsggNYF2I1ee1IYFuuAPyhOCqliTw5AhJpkfdHTQwHp2NSkKhlr84qzhWBiDkiBAEcRrqqJmPyJktSIcaMAF0QAEW8KuaGZBwjQp3xmsR2AcUGIDfjodGcIAVUAEiSIAtyAEB0AcVUIG24SGAPgAIIIJ9OgBkYBvIKmQJ/sSli8wiIeoDmbNCokK4YLCncDX1jkxOPOXhAkBzRkkyMbk4KxKxoM4lVsLzesYKLK2sKq7sIaOAxOpv/omR80oygjj3S9KHiy6rgOqj3jZwrsr/9MqeSvYcBpxNrAaSakHj+ZaztJMzBFnJaDEVSJbPkQOLS+mod9xIl+rotBsKKI7ta0vIbtup8Injkz6L/n6660SIzviMcp6vHqzbGoiHdKkwY9Dt4/ZtUtmIXd4Ivr4AEzju5EaGGqAFdXAADNAHFLhrDyACfdAHDACAg+AhfpCHE4AAdzAACoAx19gGdfievqTmTFo0lE7Jnvy5A52XuNIlFMyH/jWNDZAKDKAA2dIF2Yife5AUDRAKel4IR7cnEqCUjEgB1kgHCtCA8poZ+rUc5m4MY9gx98iHX7ACc/IF+y1WQ89f6dmrE9JhlXB0dnCGPBh1lZj0SjeLcM30/0e/h3fqA/hRoFAnBM2oJsXCANujnF45gHR4JXNJZ2RgAQKmF9L20LWlq5hwsEIxgJMwgBPADQxoif7N7VJphLBKXHqQggNI9wHjK7z2gYUQ3fZpkqfBa5tBMRNQhXtAAQCQ9WFFckOZiVHRYXM9d3YQ9XVPgHoA87sIK4TdDEj5jVFXk3uvgVjHIA1q3NybCn/P65bg4NYoeDWlXPQV98LQ4X/YDn4AoHmF5Q6mMiqYDmNWCEL45xyoGzVKMXHa4X8wJfqlunOXlAD+kH+w63qYlIMXVnJeeJj33dMNekSJZVpxsgGA</text:p>
      <text:p text:style-name="Standard">Gxjy2xwoZzra+qK3jWhqeipQ+qhXE6fPAf9jYHs0RXLpjYknQ6VpUAEPiF3uHRrmeIZVWWzt5d7+rQ5MGB7mcA4RUgjCeAJF0NtpSQES6F2feabvRWCp/9XOMI1a71oIkw7q8ADDbwi/b7J5wvi8rw428B568Pv39RoNGgZHKZDIdwZDybaW2Ie7Bl80xd+ZSBt2MAXDbwfXilgUqiccfuzNMvho7Zl8UAHXMgZk8FfpP2x7go7FVxpUQjHPALYbnv4NY4d6aFzxxfxXNXSXh4nfL95/0AcWEKyRDSxiFrbrr1vrOAm+Pn7HBrZeYxqD/weA+HVhy54O/w7+SwHB2JMtT5A9bMhOHrt0DDrkQ6hxI8eOHj+CDCn/ciTJkiZL6oLA7oCrjvTo5XOw4cQWChj+obuAbAs7djt3ykOGTN4BEyX+6Rsgb4C+gzl78tyyM5y8quyemQBwsMOwQBfQIaTXgQFPnw+lSm1ojILBk27fwo0rdy7dunbv4s2rdy/fvn7//kvJ78Qcl/SmyaTJ9p/AtFJ/PqxaVGvSJ0ydXmC3JVDDnVgmNpx8cF/mi2G57tS887FVdsPaAo4tG3A3EsZOSHGZj94KCOnuiQBAD1ONLQkMqBCir53y5O1U6CpFLym7y/8wmTJuQJ9y5sqba92agN3Xfy/z9WaXQ4CK5Nz1JRfChpCD2fbv48+vfz///v7/i1TbbS1x/wQTFRpAwA9wwmFn3BzPCfFcL+Qkx0Y3djSSFDIDqHCQLyywc1x8+pAohHwqpIAQOlYYY9p5CG5xAQrfNffdfPUBmGN/KdXDEkjx5CDPVxmpMIAxTOUzTUf5lPJPPkktJQQV/wjhgWVNuXQQFVOORR5Y08DUWzoHEJFRR9NMqaOaa7LZpptvwqljSuycYMCPQdaAzpRFssMCOf0oyZEddvxDRVJbDCAlUkpZx5GZVGTUmGlg0qNLHs4cMEeTZ6YZp6d3CUjYR0IMgMUBIqSwGwYUpHNBPFNCCmk+kGr5JKP60POPBhQYk0M8Ts46K62ybsUAeb9o5AAKBwBXQj7PPv9L66fTUluttddiq1+odnpEqjzA6dJHI6s6U8MisEIb7EHPashUrqum42uhwRJLLE6lwfaPExt402yswZqZrcAizXkCgebtNiupPXmAZT4ALMsOBYRQcVgjgc57EHWX0aPsM2utcBBMMDnpQD6N/DPNquqlYd7FVNBSQ59CZCSrtC/lOrDOO/Pcs89qFnwwPY1UTMXC7HjQoZNOoPAxBRq89DJC0lZ2WSPK3iOxBiJPc3GhdiTZCD1PJe0krejIzAImhEJ782E/D7ytzeZpQMIJPbHgw7Mw5bMwcN0UOvQ/GIiwgVbT3XryNNTdQ0KqTh5EuOG5UpHeAShoVTFvviH/zUagMAGwAQk3wV266aejnvpIoUoBNq30EELCAXj74IA6fPtNQsiU6kqC4ea1q0KSiF/lOMpm1j15xdTl+SxCCKZjTALCr0tPCRuIkK/qn855TwIkgE+BBzRRVZ0+u00t0+yB5ABBPD6gMIA9zwigla0bNjVlYhS1vw/8HtxDNC9R1gGQcQISSIEEYKHHwuTxDAYYoB2uoMDsTLO9C2Iwgxr01JzS4QHwkUB8J6jHZ5CmDzClbwOzUw8EfgG/AWCqfv/I0AAQJYRC/SMxyGBhGv53D28YRWQr69MGsMcG4A1gIt7bjgEocDcLbvBNMGJHRFKzQ3mcwAS6mOFucvYP/4idAAvhgMgOfZIDA+CoHQOwDM0OQwUwaoYfVgnKGU22LhUYqyqtyFST8uEDFlBkIj7pSeNS8JIoIjKRilykXnqzBYY4BiKPzGLILnbIg0BshRHZwhjrqLEBbKgdFdsNGLfAD5+QcQuKQGNG0BQPmU1kKcKDiQ9qEEhJQqQLqEIhI3OkEH78JC2GOMEwiKCVUgRsI1TAAAQOYIxHPqMGAnAWQtqFJS4ODgJ308w9pAk4jnSAAvegSA1ahpAUbOAC6ZhIOk4AARXUR3C9nCc961nPXwalKjsxRA4SIIWjOK8jy2zmM43RzWkGrGrXdB4z77aFdHSBBQL4ZqGocDUisP9gnc5gC/oSks50bKYe7YOny+zpn2dh7CAXQ5nIWMqRz4GpaymT1gxzRbKNNGI3YhuaPF/<text:soft-page-break/>qtZIiJJnriokXTWrUoyIVdSjdCExcelNHiewwguMbQmSaU0dZkmgW20grXRrUNAnVSXYohVeTip+3cbWqI0lpUItqmFp1alZu1RKs6PG6g3RNc9V7qln76te/fgpNUFXpSMLqpLkylaVbClisplbUnI3MTCPjZdQMC9i/iE0jQ5tbpzYS06iKrYsBc15AZ6glsIUFch6ZRrTQhz5ZdXFeb7vkZWtr29veB614tehicWgYyUZNc6Od0qxS+7WA5SqZUyLaWEMbrEPSK7P/e1MSbXFr3etiN7va3S53u+vd74I3vOIdL3nLa97zoje96l0ve9vr3vfCN77ynS9962vf++I3v/rdL3/769//AjjAAh4wgQts4AMjOMEKXjCDG+zgB0M4whKeMIUrbOELYzjDGt4whzvs4Q+DOMQiHjGJS2ziE6PYwh2tal2dxNYUwzjGc8lIcUEiWKIVKqdXLat9+VorYMk4yEKeCxVejNUih9Wu+1WcRpLU4iFDOcolqVhJdGxRF1s2vrNCE9FYa1En1wyxUh6zkC3K2raxlstgPVmR28xaHOd3N2b+sppfVloy41nIs9JqwojW5Yx0eZR+bvPeElbfnAJMzV5O/5iR8+xoE7u5tW6+MpfRzGa+Qcu+RX6Zn7VkZzg/OtQn9rNc+8xmJeUUTSRrZaGLpuk9d9ZsL5OpqGtNYi/7WKU147KsUQ0pqvL4vXllLVP3rC6NcHq0wUZZrnBM3FgL1rSB1hK18crVQBFX1luuGUiunGNbg5uRo7zzlM+csCLXF8lUbjKuV2xtlA0byVx99tS0ilN0T+3bquY2QnJKskCj7Kew1oiZzbMuNDU63Aq/IEq9fZJLPzfL7OXtU9WMaeSeesu89WrCmgprhAPatF4eNMiBXKg3E1px6I4upLwWbW0D7MtiXjjNT0dxiX8EyYXG+Xp1ztgkQWtkX80rp//b3GQ0j7LSsCI2nytNtGd1eYZt9rfGn77vNG/cs6OMLJrIXfOvl07nCQ8Jn5039vXu+eWDNlDABu3kPyM6LIL+Mp2/HFCgz3nf+J5XoNn8Z7u7HeG8zWu6okX1XBEb7Irv2aCDXdyT1ZvF0cKvgX6qJXOTLNJq9rTRgdXwlyu6U4OHnKya2m+EpxrJXFa16Ek900LftGatrfHiaz8wkBcN3qQdpUAPr1r6qhzuNy914zs164KPbOOQd1KXEY34L8P777RWM6zd/vTlC96u/oatap0cWd/aPvzWInnDr49Y4vad5xPX+Kl9PlSQo3pd0JcWtLxcckLbFdCTnqmVse3//aqGDZLFHptlWssp2rogWrqI3wJWS5o1nvd5nfxV2qrZ1wS+3aVVD93hmLmZDWvZ1CitW5OlHsHpWOjxWo59GbJNHU0dnL0B3KaZHQjOHAPSoJrwlpN1nd2FYKLN2e9pGqYNXsoBIUzkYN+x3VDFndb5meC9INFBSqDgHsEd4LydmbrZ2dztnMPV4BaqCRO+1LgRV+XtGcLkV+oRIfRVGo2N3LAt4a+FmcZxxKT5Xehtm+mhIF9l3LGJTNrdHAxuGcCdHRcKYn5sXKx9m2RB3b6ZHH7Fyo7tVt/dIft13clkmoul4L31X7CgHsI8Hb6ZW0oRH3Epm6JBS6AZCOEZ/9sgqqJ/qF4QCt0kVh1N0R5SGQgV2AHv0IukxVzhwZbN5CJszd6/+CKN9eLsFZcw7uK/tE0uStq8AOMw+mIx6uIv6uK8LOPu7aIuImM2pss2ImOsRCM1UmMxPiMvTiM5LuMwiqM6ts1iQSPAXOM2wiMzSqM6gmMymmM2hmM66iM+wmMv1mM3CuQ0/mMwGqQy9mO0uOM8ruNAAqMx0uM1QiQ7KuM72qOwzOM9aqM5WmRDluM79uNHxiNHbuQ3nuNIEiRIViQ/FmQ5NmRLwqRBzmJG2AGOVEsjpIAGlIBN+kWpsdXbRZu5lRURJhOnvRj8BV+gpMsUrl5nzVmSvFT95f8Y1l0bGULlKmJlflAiqOHUDFWakqhafjhATpbADK4JjjmABqTBL/jPPqCDW/qAW9KCD6ADXaIDLaBDXtalW+7lXdLlPuBlXealXfrlXtJlYAJmXuJlXNIlY+olXvJlXBamYQomXi4mXLql/1SmYE7mXl6mX8olZ97laEqmZibmXAqmZCLmaC7maApmaFqma5KmXjbma5ImZg4mZerlbMZlYHrmaGpmbr6mb7bmXYbmb/5lbMYmZTrmYEamXBKmZAonZx6naAYmaqYmc+amY6rmX0anZjpmbOImdtJCcJpmcKJmYh5mYR5mbdamctYmYDZmYu4meOalafblW3InZ37/Zl+qJmtmJ3fiJ2ECKID+p2iKpl2ipnS2J3/O54Hi5oMqJnC+p3ZuJ1+6poR+poJWZ1uuZ2v2Zna2Jlw+pmEOqHM+KHhmZmyup2OSqHzS5mnOJ3umpmmm53Lep4TqZ4w654LaZ4Aa51vqJQbwpKdIS1r6wiLEw5Iq6ZLGQ5M6aZRK6ZNGKZROqZRa6ZOmwZU6qTtwaZR66ZeK6Zg6aZbGgzuYKZeaaZiSaZu66ZvCKZVW6ZaO6SLQ6ZfaaZnOaZzyaZ/66ZWm6ZuyKaAC6p3+KZZW6aEq6pgOqpoaKpMuKpheaaPqaaRaap4iqpr+aaBO6p6KKZSmKaaeaZtaKafK/2mdxulauqUv0AcLHhVKRaCcdVrhBR2setGZXdVQYRnQLWXhndmZ4dWpieC4pYxL4SrG8GoCwipUBmJWOmtelOLYgRwEdk21ts2hUdxqNZxPXgwlUl+//V9QAcva9dnWVd+mSd0JXh5KHU/rqWvebVq8OluwPWu95oXencnx8Nn1CaPUpFuaWVbjyRS95N+fERym1VusAKyllWIr4hhQKtcpztTUwKH86dgfPmGavJy9cmxeJOD5resf7tsZJmG6caXW5eBuzRse2luTGYi4NhUI5lWw+pozphW4KlOu4lAr8ZZKeZshdmzQEpm65hynfcTGCm3SKu3SMm3TOu3TQv9t1Ert1FJt1Vrt1WJt1mrt1nJt13rt14Jt2Irt2JJt2Zrt2aJt2qrt2rJt27rt28Jt3Mrt3NJt3drt3eJt3urt3vJt3/rt3wJu4Aru4BJu4Rru4SJu4iru4jJu4zru40Ju5Eru5FJu5Vru5WJu5mru5nJu53ru54KuIFoM5aCTBxwAMFXECSRAPGSO+gFWPijEOvXEILHDPSgCBdQOwphl6AruljgJxGSGTzgET3zGAQiAA+TadVGBgHQGT3TGE/DPBpTl7vIu4I5MOPWEPGyBFewBBFDAANzNPdRP8loXFaSEMTxDAogA+EBAAiiCM5RFPSxG9S6u2JDDeKwEBGj/QCMgU6E4gD5QgPTqlnblQ22sRGHoGwBg1ES0iPbQ7+ASTSmsilTUQDwgL43lTGkdEm1NFU+dh9mcG8503LnVVFi4FXRRAfK6kbpwcM3EyiWRrwlTDvqg8K+9jasKlGAcALeEBcqkgAjcwxPokiE5Xpoklztu1sse7OSByfEY2rBMSdRsMKBR7wNfngqaXAyTmV0NDQGRxyKkixcxGVfxVMawVOIZnGkp0x6mzO8JHU59juKslMauVq5aHlOJcWTZYWRRHUkUsG3UybwdxArYBjvUgN7o1k1RTuCYifOsFNJGFdek8SISI9MNsBWLxMkC61C5bkg064WRDHVcjgPQ/9skCxTAJLLYUNZu0BoZEhxQkVsIgl++vZTItNQsc1VH0UpGPBXQkoT5qoTBMBXG6IMHbIG/NFmnrBrGVdvBXp/BeQ1PNbF5fB+slAKhYLIf85W3dbJIrGCI7Y36dI5Qdl2nmXAOqYA2ze49eIAxyd8XmcA9iK8GSEENZI33nM8XuQMAVcQFbEAK+IMX7UMOsMNFrIAAqFM/o0CKdIQCA5A8hAYFkINhdUAz8UNoJMA+mEyNoVNC3wYEYIAvNxnrcMSOlYAJGEJBd0BROfTsyEM9nAAF6EN9zEqX5AARkBVCOIAAeIMhOA4ZlgAQ10k++MIaMcUKiEAOrBM7g0GTaP9xNrcNov1Z/rkbXKjcJ08YyQjIPRhF+6UewlVb3YwTRaQGRUxPGgNAPN8DBIhCF0zETojUBoj17LITBBAC/+2DzDCAACSRIO3TWR+xA6jAeOyEMdD1M/w0woSOS7ODYSMDEAnHy1CHWTjvKtVHK2+EHfCIj3gEpMSDFQQCC7QDsxmKB6wTReTTExxAYgOAAMizCaSIkiwTBezERfCyWJDFAPhCPhTJhpiAMRu2RJzABthRNndbZLUZprEdtlWx1rEZXFyVmZzsgLFBAhhQmeybXM1fAPaGHHnQBmDCHDCASzdKa9/DmDwDC6DAIiR1TwwAA5zAAVBAPGxAAmTNARD/97ykgSI8QQ0Q9AWIADoYwHizg/waRHIJASDRSTHMwSYIAAsYAzIYAgR0wx2UAhUQQQ489jDMASa4wh5YAebUjLcYQw2IwC/ED0PkyUs02jQISKYcLQ09gSKYUyMsjGpTABH4wIM/04Qb0j8sAn8nwE1cjB38EU/kjTXWEj/YRN8ohSKo0wCggA+YgCJQ0YrTq3F7XrxC3dR9JQ6PxOB1M4sZyBkWWJqQCjLkDab9WbQQXgoLwDMgQwXXBzYX8xbYA2ubwDP0BBR9yOwOdzyVAAk4QwNz2X5rxqkAFD2UQjxcAFHk9+BQAD+kwzCsQT+0kkzkwIxriqTTSX43AtE4/wBNe/rfIMRJO80KiLRmJ0gge0SuDPYWEEaTrMxakM5hhA5/3/RusIExXwAtaJwBnEA68AN+q3A+GACzZMWiNARwpAjRqIAHGIMulaWWvzoYniEQAtyYX545u8XOzaKAHVJOyAMLUI+48llyP4kHqEeZmAfG5MSc+wAmmcDsHDINt7acI7azQAvalPu8o4lA1MOEb02yqJDE3EQ+SEEBlQ2YAFpad4GB5wMGJIAxsEBTa9YHE8EJ2PodUBkVDLYhz/vRGjBnf0QHjMcOawGyn8ATJE1xo0y+2/o0lEAe2MNQn0w3yIEzXIBSQ0DIJAQJtApY0BAypMPT4FXHbMAzSP+8tS9JlzeZ1BFlD7qF1Ym0NxeaDxLYL1iBDRkWyqVLsqeD/tIYzyqEMzwDCtRHWt+DMVDDFlVPTsRIPNCYk2CAseTAPrBZy6gHOjSymSS4Ie82IfiGsc8VlFzAvHfJCRxC3AUUPSgEneD0RqQACQQQD+ewb+BGzv3D4rsDehS+2pcslSjFIReKsKeD49hVr8v3MBhCwxBJxZfNP6iR5FPsP/xRKDm9QBFhsKEc38RazZD2oElhz15xv2VbtLXhtIkMTf2bdEudfBVXXm+I5ywJl8Ou0BsvqedYTKiQj3+RaxtCEBGWo5sQ5GXEylzAuaAJLTw67N9dPuzKbZxLr8v/g+mnlQYUw20QgfUAMUBsOYCiBJV89P7l+0dPnwd2A/Q1MmjwHwAB9+6ZAIDwX0ePCbuRMHZgw0eTHRsiS0WLngqHNTYtVOiRigYK/E4QaTTNVw1jHlQgXKTIygYTBxSlkYjugjMRKToKGYCMRUyPCvUN2ALxZFevX8GGFTuWbFmzZ9GmVbuWbVu3b+G6zZdvYleJ0wxKpDeTZse5+fBOM5nvLt9G/6bR3Yv332GTVApLlJiwI5W9hBlTEdwxcVzPn0GDpijVWI00fD9ynNZobwoIxnJ2vIx3b7wcWyCsqGgCo8aPVBZdYDcMg0Haru9d2Kc3eDoGHQ5+zOc63QkD/y1ZPBmggnJlhSn8dLHuIF8HBuyQbclBoji90QPksWP3ZAsy9Fvky7snYKNXO7ogYCe2r+jZpIaHwPgnK2Q8YCMxejjqKAUR0jnAACrs6ICCdGqI558SRLgnARV+seIAARxwYIMDxkNpgIf08WgvBV/kKrQbccxRxx157NHHHz/SC7CuqPArsLke28kyuibjSzO9PMJLSCY1A6xIyKy868m6EsoSy8kaKxLIMclESyHztjhhAwe6IoyufEqhwjx2LkCny70a+atEY57b7Z5nfJPtn30uMCaBDlgjjArXtqgTsHwIZee5vxJqDYI0icgnnlQCmdSxjwCAxZv9AOhoBf8RTkDvCUOGYWMuepiSR570kKGv1vqeOBEA1H4LaaQ5vspHxVSfm4apLZ4r5VOPLHomIwBKcQCFA55BwQEVGLiHhBJUSMAYCDRAbruOGvGFha1i9O4fIViAscx34Y1X3nnpDS0xRbsKDLJ9I0SMybmUfJWmN1GrEmC8FG1Ss32lNI6zJRleGEmK6q0YSIQm5IcfCjSAcFnpGmnEpnRycEdLumjbRxHcoLLongM0KlKifJj6Z1LjpoOAH+WYJBRZ6BQ7KB+b7MmBCHqkQmbEfiH8J4WLTnDFu3xWEKCGLQJhp4ZFimSXHQ+I0EcIFYQYu2wVVNCllK+oALCeqE2CECH/elYIENAS/jGXnRHVlQ3ECg3Ix45SmEqHYx9qOGGOUlIgwRAW9HEJNww8UqHGdD/Kyl2LOe/c889Bh0vLfvN9VKEig9Z3p5k9EnLGKiFDeMkjY689z8TAzFNR3GOXLPTf45oxHyJyYCeHeE4n3btF8+CHJAfwlFLYFf8hIYV8mjWEv8IgtaJT6P7Zl7oLFrmMqb07EN6gfLql04d8NGdBpqsg1CDAnPaiZ7V/Utwnuy0ORaOHCIFXVwlLPnxlncEYZC/E0xotFGI5drBACByJ0NAoABsikKtb/PCAD1BwDxao4CBEOEFO4nGBgbApKvCxUeYuBzwZzpCGNXyX9AqY/ySGyWRmkpkI77g3F4gpqUkJ2ZeS/GIlxeRFX/vTF8ogY0MplqURc9oCBYDmFf01YljpAFeWEEOFulXHAMoCAG9IBTDN/OJAnqpSCpqnnIRMYx//0I4POAOhg9hmbyS0CTv+sSblaQ4in5IbnEiTlH9ggALGQ17+FLO6sLTtflJLDZKkwg5DWG8vI3te+AzjNYjMLQUmIJkIKHAAamDgMOY6gAhE8AxFSAGG4XihR7Iij1tOkZe99OUvT6IkxoCliRELjL/2ErGgXQYzDFOI0BazPtkwyYkT8WGQlnQXYP6SIwaxDRY2lj6vCI0K7JLH8d4kpWnQ4kAQmcsZ/6SRaP82Ig2KeMKhZgIZ1xjDCr+Q0j6uBrOCGHFoEEjHPURQEBUdAH2bYdZF0kGCFVAhRRQ7jC6ogY1+/sMJITScbryCoRwiJoG0jFs+wNAu7ZBQIcOSB1BO4rJ05OF6FJHCAQ4wgBoc4A0OMAgj0+GBBDinAw7N5QCEcBJCYm6bTXXqUztHpY8F80tVkoyb9iU0dc6MnA0TzGE28y/36C5geZldlhSCMCXmCaq9nMbT7pGeCxigVH6Jlg8ogAIATAOedEJe+BLSkFxZ651HSWP49uIzCqhAMnihjiLsJJE0/CMcxlvTq0B0jwm+LyFzck57wucAA5ygUWBIjD4gsKaFUKH/FPpIADJqkKB8ZFJbK6CLHRaiARFsAG9f+U+ADmBJekjEDhrIA2kHyBd6oOkeWNSfe1RUvBrgcZpScd4BWEDdD5ngGSdEaAn40o6p7JJGtkxqW9GbXvXyaDF0GefDjlkYMbVXiGVdjcNuhyXpRXMum7GmYIRHJStFT7+WWW8N6VKCo7AjPtiFAAQooEJkpFFODMDPPQawAR9sIFv/6MIXCQPPZx1mZudLQHGkR52NGsRnGLmHBzaADgGwIB3seN5fYCWc6lCACD6YcY3VVAqsDIBDJIiHD0RQA2R0YVsdcanxSLAPHw+gNxuZKmd8JSISbJkCHiBtPZ7wEwJ+6jDn/5PHASgwhzT8OFeqlZH9jMEOw1HOI/FQRD1Ilim+ZEU7THWRLv18YEEPmtBjEeKMqJq</text:p>
      <text:p text:style-name="Standard">Qq4KVmljil5cus7DDWMY4jm5YMh1zX8a4d3ZXhaKWrlxozl3GAVJYWT3s8wRkyEo+aiJP/ShgiCdkTT74eYZEyekyUhkJUoqQFHS0BEd+QFYmTOFHAlLJ4FnRJwd6heRcMGEK/MRnVvjJgZv/IV4syIfB6ZnzNAGAglTd6lbsUIQByDNSSqKa2/KhTzhgY4IV5O+SKd1COORBn1or4rImWSg7nvURl9BnlBGSylbOC8PNiZrhDS/0kpB0Ev8mZmHqdCbtuCckx5C10sx8lf+Vwic9xJD4hwvDE+y06fDO5WkvdnBCGhJwgnQYAz/YFYBtcSysTTDgGfMxRg4owIZ0YwaegOqPZNIgnEkBLGfpqFOXAHpFNmzCA5r9xwFEAR1m4uUOjSjBBljgDWM8oQsXuHn+DOIANlADEVuoh0A8kAbyFElui4TACQxR8xqYQAMOHaev8kMfYxgiBwkgQqly2N+vs+AZ6UmOADTAK4RQAR01kIccP1I3Y3xLAyZZEHk/H2iVj570v+Sd8kAZppPnyZlHrB2+DJaZwHh6Su6tDOsFQxHALFqI9xVmqEtfJrX6/ZmHEZrQyCXykBafMHmadMOeeRCJGX/3lP/Hr+//9XEk4SmMRwr+98EffvFzTzojD2N/5wvGkH41YZpR9A9lUiX3IGTTW0Ls7ioe/zCyfqTi99Hr86VL7gXUoMgkOmN/QGlhyOUvHApJhEnS1ugfjIE4UGc2oiNI/uIC/W8DObAD28qr2kTRGkZ3qMTvjChM4CuK5mhJooT61Gj2JG1i2u9jRqf/PBBH/sWhFGb1xOT3sOQq9uUqiCisKA1MpC+fSA4v0MHXJiWJWMcvMk3/bnAKqbAKf+cuwCT1ZgYCH6a9spA2+CJhhglLQA6UEM39wkTkhulIGlBMUCfirFBHhihK7s9Kjql1Ks2hokl9QM1f0I/6NO1RpGcfrGAC/4tj5LZk8txrSlAvDh3xESExR2THoQCs+gpDOkpwYBKm+8xqBa9JrchpSHZHaMDKh9hqNQTj0OAwEj8D/cCQ9oKwMlTn0d5Ed8JK+e4vYkDtiEKOjZCBATDADhDmiaAJZyiFFZExGZVRLXrH9XSnShAwjCBpEmenShYw5e5PdUKR+0JOwLzKDrNqSoZpGd9Cep4xMWgDGoMkDU0HkiStSyDmKppJ0wosM8IHHaygC07MrK7K46RPL8SEHAVyIAeSGpvIh9CwMghK4/jR/YpJHv9FiZhJYhRlnlDO9Y4ErQiyLSKGB/+CxAaGJoRkfZTv+DTwYWbm5ERuSP7hFwplUv+KCf08rjM2siZtEhIrMmHwb38+hSaN6F6g8UmgEEtIR6uqCgwrpRsb7TCiCR35JRZvMi1mgq0eRlDCyIBSZ304YicWApv87qvk8UooYwQpT+k6YB1PUIgUEiqjsi3dEvzEBA7RMJ8cCnWMo7F68Jk+AmH2sjtCTiyfyf1I8SpnojCvhCspw3fecjEZszEd8zEhMzIlczIpszIt8zIxMzM1czM5szM98zNBMzRFczRJszRN8zRRMzVVczVZszVd8zVhMzZlczZpszZt8zZxMzd1czd5szd98zeBMziFcziJsziN8ziRMzmVczmZszmd8zmhMzqlczqpszqt8zqxMzv/tXM7ubM7vfM7wTM8xXM8ybM8zfM80TM91XM92bM93fM94TM+5XM+6bM+7fM+8TM/9XM/+bM//fM/ATRABXRACbRADfRAETRBFXRBGbRBHbQ6h8vApsMAPOAA+CE+KoQBDi/1BDJn+IEd8ENVYIMC9MGnZORG0jEwcyQgH7RFLYYi6KEEUKB4qI3bGszZgA8nfcU+ao3m5uMAJEoODeNNXLRICQ0VNYQfagU2GADCBoChSEV/BrIRAGQLvCEBtowEKIDG0gNm6gpHdAHsRKAbciQFpGAAss5I1TRe3IMNPKDm8qDvBie09IECNgAAWGMgS8FXDsCk/MI8xm4AZItF/z3DFU5AB0hAF3LkF+5sGM5yTSE1SXAEYWwCP5SDhcCiaZpGNgBsuOTmSjQjmeTmuQ4CL+guQjZVRlBncFgjmbYPVRHiTSyjmxpRRqZBEZlSERlISikGLH7LeSzpI9jFGJ5hA5zgJDa17mRkbmJVj8iDU6ngpowhD7rhDoRyIZh1LKlAQo1Ij/JCUKYhDbznOWo1UomTUGeInCQJRS2DiwSAoXhmFcFidXJPIRwDDk3wN2SD7vxyuPIVTCApmshFiy5wuLwiGhMFQmhDNlanIsliGvjUTz3CuAzBi2wrINfVL5RnRvqlMBPCFQ7Ai3Qh96YmNbhPDwkkfNiITx7VXP+Xk1JylHPka5puxGAbwsYIyy8naVsxw5D0CFVbVUY+RiGk9AR/o1/QNYe6iWbRdWC6SS8NViHV4lctJKYgKjc00PaaVh5PtCsRI3zm4AS+pRtwK2qHaTK4BLAYVn8sIxpTCPti1mWB0z3GcYaExCdbETD+DShORywM9lruTj7q4cU2NPVE7OYMgAXuYQtERB+KBADcoerYYWd4K1X3oXgOpRs0IRUMQc4uYAOgoisAgAgkt8EogBxyqAMClz4OwAPQYe5mIgU24AJqDDYg4BAniU+BxSQmxBkiqrcm1gQu4EO3QBFEwAZslX+EgAEYKj1OgEQh5QKeIN9mhUf7BEP/yEEUTkCzkMEZBmBDKeJwVcAETgAZnoEBLC8+QDQ/kEpuj1ONEMxgfEgVRzIiwTAdcc+aJMNXnMEEwMsd3YN+F0YDSOAeWI1WZs0DtK6wMALCNEvV5OPaCFizak0evKhjHuUfXhIFpM0+1LceEsBBXNUBGgLVQpTbbu16lAQANuAEZGULNi9X5KlUNSfwrA3dSNGZhMhtLORBJoKRbGxNGMgBAIrcfM4UMOEO/mJCKDjM5MNCaOZqfDRE0wGfNIAaVEHfbEUgTCAFLkPEKIABjCHfDiAB2oXB2g1G0qkhP9LkmO4IS3DAlKj3YCf7JAbTDuZJtE++MG34qsqHpKfi/4ISiGqHGhXlTZLpviBpC1ejjb9Rju+3Gl0Rdp4NHPVlIkmwdi6DqwDZjedPJy15kC1xiGAw+/6iGguDLKVnlU/5+GYjm3SSq0ruvlBmlBO50rTEHB+tI8GR/8DQ0o5IkQ+Zjs+RDMlwknvImVRyfUY5A9FR48Dw40ZQJucYZeJ21K7kSOjLYJrSmEnwFQORCtggAQREz3Lu42ZGSupGSb13AzBhDoaBofqsv5gAFiz0AEQIBX6BBIrnIRjgBNCMCDYgATTrxqKoEC/gNi5ABNDBABKAoa5ogWerXdIEAqTgF2ZsjA0BAqrVm1LlGdIMEzZgD6xAr4TInLSGoVFgAP8+tE4UNiiFJIECh4Hm4qYQJPs02IJrAAVk7GrSAanoQloY6gAgYBFAyANqIFMAoAP0QQQOgE8URB80gDxUYA9yxU7BgAiyxZGgB3tMwBueIQdaVwh0wQA2oB30QQCKxwNcQR/0AQPS7W7lr5ZtMQbvV6ryeJGzaUlOrplc9WSgiMDWKpDZ0Kxe0RmhiOKcb69nD2ESWYjkOIApjXcobqzU6JRZj4iqyh8t2xSpGQzx2I2PxNMyEBzH6o9dLw8PmWF8SFQxGwLtMJ11ka/PmQyLCbRJEZHVFRrV6KrMMbEfJWAy+Rn7uqvSWVZdkSEPO5LxOJUNRpmUxFVxe18MJiL/d9Epcch1pM+GSHJrg6eF5CG28vUrOsqAtwZ1XMQYmCx0LeIAwiGiPSKT4sPVFmJC0oEf+qQjfFEgnqJSNOUCkOGT/sEm+MFwOsABcCsfnGADcuAJFGFxFqmRPukOpmEaUqQxBryRECp0nYY3Pqr/fitNDKAxblVTVuaVSuC53FQgnC0h7Kdiu1iAyKcxZuTCPeKm+IGmuLEDdgu8dmIaMosfIIC93xUZjIECMKAUKpww/uFYgi4a3bc4I84GPUebyrUtDJYpqEIFxtsrbtZo6I4vmOIJpqsj+qoG0IEr6cFl5GxbmK7ywjvh6qkenCE3/G1F2AHJw2e0XipGnusf/9ThjLqgHrCoPCxMUNemddj2H0zoijCA3lqCnMv8KyDWcbSMy4onV6xHHQTDAQTAWawHYCBkE9qFbzMpgOaLWfFiDpwFAhQ1QlgrTyH7WPjGT+Shn241f5TwJcWpaKN8OJlpCksE4cQCSfLBAJ56lboCjgyhWkoFnjgvNfAxEC4gDXDLIzDgPBSpIwgxEDbqJLymBnzhH8boeQYJPi4Aj+Ykai7jKhcCowIhB6Tg2j2icV5mxH0LQPhB1VRNVpAhHViACBzgUzpgGIwh3TFxZHKgjqTi8nzgdbrCUOuBo601LQMzQjNpAMZ9NxjqxLoiUvL710V+Lba1yQHcA/Thyv8Bq3EqBAVGoSsWapNa5iL6F3j1+wK2oEFM4o++/R/YSZe44yQq9QIyxU3J/OELJsOr42gUrMaaLQUWtkimwU3NC7IVQtdM4FnzxVe2AGvCLMxqYA6gx6EQ59dgdlEM6gCIoCZ0xtxw2A4Ool+k1dVLoSjVbgO2VOYYzEbaO6JAyiT2hDhGfvClcshKY7LComn26QQk1iQcyM6LLlBWa85DXkIg4B5q4Bc8YgmvKOh5FwLsoU/tQAXOZTsKRiFKoIDHw9DZAQvqYT0wgJyyDT7SQz5qpfa7VCNCjWoDZ/Qp4BmeIGowtSWFA41rJRD0jcEUCGlYIN9+zgTIFtE6Atn/caOju8l+FleL62NzREzyP6LykEHwCX/8ywIh0IS+wUJY/mFOFGERvkJlQPgs4clL5fFtHVVtneZSqt0jku7Xlh0gIKQ74OrfIiuBGHT4x7AhQwAm7t0TAIDhChEH2CGTd48Bm1KNpv1C+GSjvCdbkLFDiewAxWkOHVLpRsLYASl2puWD2IUdCyEODZxgyXILO2Py5LE7UZChBghdWKoqhiHmnBfGIOiaNo0eFTuYTBkdWIMCChMs5A3w9VDAvQMmKsb8ty+HMQYq5urdy7ev37+AAwseTLiw4cOIEytezLix48eQI0ueTLlyTCr/UpC4Z4yCBnr0GvldQWGLlV97/+nFs5JV1z8Abg1RjInuArsEVR2mgMBP0b6GtdkpzPcPc3F6Giiky0GEnhCxCVTQkzk9hQlnTBlSyTdthYkLRtnVWIRZyABkHhbpE6JCCHswKtqx6WaHbyNdEOoRZJgvH6H86UCwAj0wxZODIRQs4p4K6zXIHhN29PdPPhiQkBEyxgzABnGNUOHKCQHShxmFyt1DAQZUdPiPPuexkNc/Jbh1T1x6BaeQZTjmqOOOPPbo449ABinkkEQ2FFpxROTwhCLuiJbPdHzRZMgBGziglwMbHGCICN28JsAzM8rV0D4I3aibQKcBZ1sCHYhWXEMqJIBMDT78Q44H9fwEmpGgkf9mzAnxhERPPk46sM8ASrG54gBbDCAEcXpBytc0NNkkxT/TiEaPL2mdUCVmtW3BQFUqOjQoQ6Dls91rBtSATDrUuIapFAekQ4Jrd2D2ywVPKHrqok84+lBEE4np0EgJLVTkssw26+yz0EYr7bTM0tMBA0YNZ9xcT/5jxxsn8CPKCnppkIchntYHkUSzOYSOIvWY2dBu6SiCzpiKBFvnPwRiploO9SSwYXJbUOkAlA6xyM4A+khKRapUCMECOxfE8w8GFBiTQzyEPhzSw932ZQd++s0RE0QZeaACcWx44BMYE4YG2q976YQOQsIyNEetEKTw5DRUCNVFz41I+E88iqj/pU9b9zxD41zo1NCrstRWbfXVWGet9dZcCwbloAa+SkEHMOm1JxVhmbaIXj7YNsCL6zptLF3gycsQvWkyFCpcFW3X31PppCNCCflgmRGbkjLtDAkrqOpAKVAStwIEW1xwL2zeGFOMrHpR4YCbc1Fa0wEG/KMpcR0kwM6MJcCYRzrODF6KqkZuB5oDDmzbYZzGsLA0Q0IFqAHQExpQK+P8wlQCCc4oPSy7czO0Tw1bKNr19dhnr/323Hc/WAkRoXSBAWJ+5YAPZpXQCETPGFNxKcWJpoLLB6Bg5WsmaInC3MFZP69A9mpIGi5gDHbkoEqoKoEI7uGTTWDqH9diRzpG/9WI6XjOADmQB51UpQ8IIHBQVNCHy+jEL/NsQRV58Fkp6kMFDYhgA9FzyMjyk52YOEAo8rCc9MBzgtlQYYX5UAEEOEYFdEAAHQfzyj98UIOFLY0K01hNo9igjlO5Iwc+AQpmYPMMLCwMKF4CU7tiwqI5oWNm3kujGtfIxja6cTKqAt8BVFKwAYgiDxS4wDNW164IssMQA9iADwzAgHvIQ3gNWVeYaINFu2VGIDrc4eok4gEUoEMALEgHOwxmpODw4wQUkMIm0JIOeXjqYP8wTzpqQIJ4+EAETbRVChiCpaEYkAS/8IEAPCCRuBxJL6KzVExCkxxNjooeMZrjKkmADv9aYHILJygdXVgzAAGgIx4QwGL9KtIVFZwnHR4wwAZMgIHU8cMYVjABLVAwAH4cICMMe949YHG/mGCMHeLZwAZE8KI3+vOfAA2oQK83ncIRoQb80Ag76iEPL+LTYE9CjnLYER6lrC4Pn3FT3MYoSUemIA/8yBtdmpgAClyIJUux38ca4gMWGEUerUBGeA5YT32kRSXsUMohT8QQoAEABTlQiVKKMj4H0K5zJDuAyRwiqKgh45T00IUInpGUqqIkHBvMh1Nfik9kPIMEKXBTIwy3kpSMigqLuIBMZYrPGkDgPPHE31sEwITOxUOtJXHeQPfK17769a+Vmc6pABAPBtT/Cp/6YYEABmSkwm3CsDn9JAVU8DmHwKaX/Ksb1e4GAWPUADV6Aw8F2LAJDzwjEJJdCEwg1RVkbmAADJTgBUwwoCf1xwEqoEAONFkwD8Qjd8RBIwYgACKKHuACi01cpCq1H5ncbarBWtk/SqEPk+LTJoFUX2gcQIthXAiaw/BFPQn0mg3UoIAHEBBDcpuRTU6WRcH63WUXeSV3DKALW5jgZgHL3/76978Axto+bOPIABv4wAhOsIIXzNeRGGMYuWGwhCdM4Qpb+MJBcmqBMczhDnv4wyC28Ei6MKoQm/jEKE6xit+4D0UIZ78rjrGMZ0zjGvvoZg+OsI13zOMe+/jH/3t51xZGC+QiG/nISP7wgF+c5CY7+clQjrKUp0zlKlv5yljOspa3zOUue/nLYA6zmMdM5jKb+cxoTrOa18zmNrv5zXCOs5znTOc62/nOeM6znvfM5z77+c+ADrSgB03oQhv60IgG7KCIZzpGT8h024pxf6DIHcykCFOgS7SmN10kVXUIaIRqyKdXDBOdBDfUn+bOUTnN6lb7aNGEUpVOgKYTfqEYaB3q0KBkTekUPczVwA52ZUytKq9kyte6Vu6HfT3r/tg21yBztrKFTe1qCwbZ0eY1rfuT6RBj+9Pb2XalaRZpa5v73A6ZNaW5ExNo0xrFlX530fiDbGcbh93ozv+3uesNsobIGlOQKpWJU9SxkNj6OOO2LUwEru+GAzveBIciv2yb7geeGIq9ntBRJ100v1na4SB3tadT9O6/hHtEFnQTrintEA5V+qinYi1xuF1u4kh8QpHuN1Ox/SYJiWbltK53piWFa+2Artstd3dfdDKoor27Pyufd0+l3XOG41xCz9aO1n0NQlzPPORgfzJxth1xfPeF2dv5WMEvMygQNt3rM/eb0ssWM2eDe9GXTpy24/0xhDWk3kFntG0xDm6r7+Xu0xb1dghf7PgF3SsdxzneR82f/uxa45TWSdpBpm61rzrsoC+ypZMNE7/zxebHBjrGQ82QjqtaVSMHWtv/Id70bZ1810WjuexlAm1oe3rSfwf3yHOt9WN/zOnhNt3pQW20Sbmb4CDMtbO9XlBmJy7aji74r4nNdU/LPvGhD/+MUW/vjtN9Ur7umE6kD2rRQBHas1+/34Y/6exLH+Ndl76pVL3t7+++9aAWfyxHeKtXaR3nfqbnbyRneJfRecyXeu9Hcn7jf5fmb/QnIeLWfbtmeWnnbOL3gTUWcN3nF5DifRHYegQIQpAmbo/2ackGJYxHd4HXIZYHe6B2b8PXchwHKXKHdSOiIgTndfGDf7CXeIPnaHOBGc9XNF7xbz21eNGnceBWNqn2eJCma5gyf9n2eOUGgl6oYi8HfqFD/4OFl4VZaHnaYXy/NiFA13wSKHAEN2o3h2vHph14l24gc4dTqHM3l4WUx2651y3np4Nrtxdol3uUtlKj53V1+DCbN3YgE4f8sW0413ccKH2594WaCG8cwnldeBmot3o4t3K2hYY0CGpGt3oM14YNEXS0oyLFZoOmU37OVX6WVntOYnQo6IL0VhykiHSoom1LJ4GlB3u+5m++yGyzSGuwyG2P93t5uIPF4YNBt4nWCGKCqHsmFz+E8m61p3Erl4xMmDjIV2uikWoVeIWNOHuXSISL5lyeuIEYV3S/gne0040RyHSn13SfNxc0eIw1OB0B+IqEZ3Sy1olR5y+xKCGeeP86/KF/1xiRGLYqZRgYlXaMSZhsnQhubNcxMdExNHOR07ZucAd8wQdpsZZwRZNqkuJ9ffeI4bgXxkgzSVh3nec3MomPsedu6vd6pdiSHaNsgSeRRDmRLBkYxMgXEzgizKhc9VdzpmZ742g2w0eEDQhwspd3zxiPxkiDEOd04Kdw/Zh0Hvdz3MGAWYmPx/aVKbiUoJN/GemRRTmXE7ZyNNk5pYZsfFF7Nud65WZ8g2iC/sZ8kfIxnedpHzmEGIht3FZ+ZzmPvVdsq2KIBTeIDZhsQ4iEojZ96Rd1Cmd9yQaHaxk6BUmXpnlgEgeWIfMX6AiMUNdvCWd6vKZc0ecwU5n/hOEogXeZhslme3j3fdMIMlX4fquVgINZmnoxhTUohJ0TfTG4ekFofbxmgRjnj+p3mtiJYB7jNylgAB5wAPygFAPBAO7QNzVoHLbTlzjJjR5IHd34kV3XilqogJlpc9K2WlA3i+umcvN2gY3GmfETnIHIF2XEMDnofvNFI4snfMSDg6PWcZCnlsvYfQL3bEKJnNmZof5lOz+FRTn1oTklD/XjAGtZh/bmiys1cZEYE1HZbVAncJbIkT0Ji16hgmuIcIc4mQIpo91He5X2aAQ6APHVfHbIRYuUerGGh1nZoJnympJYn/VHnZo5hLupoVa6Vw8zDdeiSUqRAwkAARQw/wAnsDq+pHoV2iEEN4k12G6c95EcqR3q14GvOWrMd52N9Zm+eI9xKnXrhpEP2Z57UaAN03oGOV8+BIF6SHDc9oSSaZhK2Gsa+Xf8iJuAeqWWuleN0DKalF4a4JWeU10wpJEsWX8/mopFR4jpmIZpyh+4x4XI95YqqajttyqxmJYyapfxRnuf2BAmZKCfaWpcZAhxMW9wR4yxeHMkx5mlgqvrl26TloCxd6nSClCLhzFGUTEkGm7daG+t9TNc13ah8TDyGK4RJZAzAzT+cjqpMpheQQVf0a3uankIo2tGZTuQd4ezWHARpXkSkiqTFlFoKm3TVjQsEg6OEpTuhjLFov91oBGJ/WEH65aAkRgSDsN9lCd5bmhz+DqtHKtGMkMPDiAAGXEBi9B+kgmSGhczfbdCqRcazjh9DlOE/XlvFWR2GvmYmZKzMZNufWdq34eObfeA4hoaZTN7tYd7u6odgrp3uJagcoGDr6lql9eFe+pvL2h2+Tqldpe0Hdu1XVNrIrRJG+AEkMaNWSh/cIqTDduXpQekc3EkT7J4mHZ1kZZ6ageEZtuKNKhxFmQ0ZWNv3YKYkIh5lWdqVXoZ8BVXB/hrwdou/eJ3M6Oxk4lzU9dT8kl3qcofpOm1nJtGxUZWKqO5nwk66zcduEVc+LQF9+ABRAAAsCdPizUHLOAMqpv/APoAPwBABLzEDvxwARtQAnsiPWXyDxogABeQUOnguylgma+hu/eADChxAKN1ln7bARAAng/lAUjklZmxARegSUsBAVUhl5HCIo0iBG/qbJclN0wTJhhQDAcQCE9wAB7gA0YlKZdXkbN4ldsIfGLYuQAsLaeiC3ngDLHTOh</text:p>
      <text:p text:style-name="Standard">b5D5NjSCiBTx8aHQenSGDqDVtQEvVgQBuAAQvkwDklPOdXA//AAAIwAPhUFPwAwX3rAOSgOjK1BQWET181S8kDAFmiEeExv3FxbPTQDiSMTxZlQAZgJYebD+aBDAa6F07LEODzFiIgADkQCF60VjEsKGMZwFYMYOCgOiewNoMBOBI0/wBvgAlzAFlG/Dtecg8D8Qw1gAK/QAIeOgAmJb3xsAEJwECcFBMXwBqsRAsbAFnsMDa2RsTnAU0QIAXoQErI4AwC0oRJ4lUMIAVg4AoJoAgUMSLmgQXJawLxgAKZJB5nNKX8oTBHrBeNKxdMEBHPcAG14gEbcEmZhAyso3xXPMsABiWcIh4+YJx74QAoYEgX8AvwUx8r4gGqC1bDskd3QTVFrBHRJMTLEzjyci//4E4k0DpVlA93JaIIdDGlYSId4AD1AbIbkEHMQRz3dEr/UEUgK8TcvDoiIMMwEhF//BlKySJKk3jr+zQoI1MVUx/9oUB75DsEYnC0XNB/RV5RI/8PvsO8geoyzOEvCFMbWEBC+JMRGyRYXPQEXcAlEdIftfEENQAzDHFXEgQBhGBDNcxT+UAr6LE0oLFa65IOJ0IFEfQTiRO5/0ArnYEBAz0hLbMFLLAvMinK+rCrSYw/hrAUVQISBCJR6XAP9vO/Bj3V/5QG+ZIzZ2dzxoNIc7EbEmE/SL0FEKAB6dZilfMLwswQGMAAxpAK0kwX/7AkaaAX5qFBbPEfA1ElCXjJF1An17IFOTAHs6OQqDI5gC0F9aTEC0Q6ZycxWYTPXyIbchEje+Q/DqHTnkHVmo2lmDFgU8TQzqUZTw3Wc1FLATJLCQrPesMaHmDGap0xvwwc/6D/FmygFxjDD+XcMhqUy9dHvAJxAs0BPobwBD1EOKHmL97UO+hbhGE0I7kz1C7jKJNrWflDXyizJQiMMPnwCyS1EOS12eDtRhJiHu7z1nspGrvxJ0TAF+4AIuqlSGM0KL8ALxAWE7vhDBcw1yNNQMMAY4+UDieAEyowMa19fcQh2s2cD38tD4BNAiiyt5dMUT68EvKbEnJjnJgxP04E2YbAvnL1DAKAwGQkpMLyS+F94h4LQQwA4Nt8evCTOpXzG3uxZDcSN08DaQN0G3mxLbsR48DRSP10Ju5UEAbCZKRMLO1yERkRDhzBAORgeUumEXklD2uVU9s0bdOROp6sy1zE/zfDcgBHijD0YL7CItUofuZaAxOiXQ8UQAji6hdPgdsWk5x3JdauYaiZ9cdB/ki9C1p0M2Qd8HHJU0zM4Rws0CvSYSrVERE1lHbFS0Ao8VnlQeCu0B7t0Q760A5CoA/zkdYsquJboAhzTXQzHBEG0yF47o9hcRu1fXBo/uoEZXNJYkDxUFC6zBDdIAd5ndgNYThb0iVdfuPSky+4Yd+QJOP/0D9torkMwQaq09eLotw001pPsRTNUbMWBADoMMh4sShflHienpy57gwjuhdPoTEWMyg2XhHByxC/cAKArg6wPu/aYy0MgE/acngwYQcbEC6xoheTw+LqYgKGQF9jkv8KyWzfICXqDYEsQY0qR0IPaZAD1cMG02CtBpOARA064poPdmAeFDPX97QxuobtguIXVDAKIsvmOkY8+cBETtR2KJMVOqbY9+ANJiDi9L7zWBNw2JxBMt0ButygLYUMOeAONWIbrf3lC+sQA2YMlv3fIhU1m5TzwTkN/8EPrFM4WQL1HaBcl2UrK/BD4Fw2MDE5FIMaIZsRY316JFqYaOMqd8yq/yFBjLMql5VDv5FpnCIPG+N2PB/4WbPESjE+5VM46LM/07Au4hEP/jwdd7JJpA3fc9NiTzBZxl4vb23V+ERTqGIdSU1CWX7v/ABhv3ZBQ5FVHUQ+/LIdYUtCgrz/OncfIfyiASQAQ3up5iSQ1D3UN4Ni+/bgyQ6xxCjBMCkH4/zQ5oK//FizHSngFjlVRxAAAQygR3wkFx0wDEixuoJESM/wKm3/PB5+8F6f+SK1ZBLB/WmASQmFzqiyZH9CAUSgS698SqJhU8sUD7QAS4dkzP8AEA42nJDHLgeJND5QDLh3zwQAevT+TaT4Lx+ViSoYpJMn7wALUdQGHGDH7sQGBxUBCDhg7AC/AxSI7INwouQAIRgr7uTZ0+dPoEGFDiVa1OhRpEmVLmXa1OlTqFGlTqVa1epVrFmTSszngEgNfiULynuyxRi7Ayjz0WuEgQK/gmWRlXxGYsXaiSvv/x14uBPdBWMMOuxMASGdInQU/25JQOHAE2Rz5W05gQIiW4qYTG1hJ7essROuUk7Ux6JgSbnOKGCYOK0RABQ2CyKDXPCCAQf58vVspJOeigT8IG9BFiiySbUS8wp4FjPB2Y6dtwzwsVvrdezZtW/n3t37d/DhxY8fL5HebgCLGLxkh8wlCwErGlGM6MDHeuLpTlBQkVuliYYEAGCnfS5gRzDCDLsgsYn+4kcwHxLoYgt+ThBlMK4mYquREjZgoSV2jLkgvvN660oFCnJIJ8RnEognN4wimuYfDGpKx6xnajDhrqDoiZEeBxZJ4IB0nmDHGR1X+Cci6/7RyxATNNggh/+w0tFRlz4aUY48Lrv08kswwxRzTDLLNNO7AregYLAzrVrpGYcGbHNOOuu0804889Rzz/D+OpBNPpUCAMBn+gr0UEQTVXRRRht1VCk/EXw0KL34knNSTDPVdFNOO/V0qV+sMGYY1j5d7hkoLzV1VVZbdfXVoKah4jxZe/NR1lqpcI2KfEzsdda1fq1Vt4t6myYfXJEF1tZgj/31vFuXJZbY3hoJ9jxdqTB2W10vuujYWof1kdZsybVWt/N+PfcidGpAZpg1wNV2XmfX6vZbYKmVtVdkvSUXW2WJ1TZXaOel9VtlmR3420Z2LdZea9PNR697BCzWYVzvNdFHY+k1WFn/bLE1dtp/L/a12mDntZbXjPE99mNold214Wyd7RbXjnXbV+V7dfZ32oskzpbZYJ/ll9cSWfZ4Z5RlDTlhYHN1eGheg9b53mH3ZXhZbdGdtWdzVVbX4X51o1pomsf91Wxkq63abGd3rbdrpVs2O+Z7dSXaaWGZjflYmtGdtmZvYZaZ8KubzlZwvT2mdvFucz5cYnOFhTptXullNmPXrCb35XrTPTthq4d1O9fBtRa4YH015/tckfMpAQPaa9egAw1q192JdYSiO3DdrB25bppVHzrjsFdWfPCO6/WVb2BrfjtcXps3/PfFH1836qXxPW+fHALrIOvI8y3WfFszDxtt/8Zj9tFyYvetFnVnO17Z+4ADBvbNOO9vXPiv1Ut+Q0OYr9K1Pm89zF5W69bxyqUuo83vbQK73wBXljQTLYtg/XpZwYhmr5hdC34Csxnf8HU6CZKLX0Ur3fle1raBNQ5w2LNfsEY2OaARrXvJytzMgJU0Z7Fue7tKmsz8Ni+rKSxmKFui9qIXv67hq2zMo9oG3fY3KgIwfdbKmPCk1rwjzhCIXeNYFPO1NLcFDHYcZNnD7ie0sX2MdMajlfKkhzG/8etp9WoWvQrHxcWFbHa6wwDuOkDI3AGgdz3qVwyx1cVhZS6FR4PgxR44QCKSzmNFLBoGIRa94nXthn2L3LVuJv8tP15xhYsRzAWF9baoBQ9xQpPY5qomMW/dEJQt05zHOuZJSxLtNQIwRKEAAMN02c1o3CteBkVnM+C5r4BBNJrZ1sU5rFXvh9zD4CkByTdoakyO8SPW+4CWwAbmkWvltNwLhxW8Lj7QmrmiWc64hUPTLY6eSLzbAkF2uesli4RrS2C0Hnm1fPLRhFhL3QSlp8Jeve6BdtyjNmdYwime7293hCLKqugvfk5rlB/FoeAiibMYoo5n1pMYOEkazB9Skpl0SxkfAylLHQ4vbedbF7QGeQrc2a52p6idIoXiwijm85UbPdcl5RnFfiIOhQQ0YdFOmb/Ana5xj2ygOSlYtWT/Sa1n2YrU+PRXIhOmL5ImquqtZFnLmHaQlEZ7pgNXyDn7ZfNNlhrpJEtpScslk2fyU93Wzge3t/5TlCsVKPMQCjWRQdWW1kvsOAsmzc2xjZZWfRmznHnCfJ1Lh/IaWc6Q5kZLxnNkOKsqDLfXMClSS10x5SYL17jFV24wikkrI29BWMmB1ZCA/dxXuhQm1noaTmva9GhkQcdWMpLTfaND60p3W7VemnZzq/3fLRWYRh86t6G4HF7losfJaIWOdBzzGfKmlQJC0u6QiMSAUYOS1dHJcIUm+uUKFajYEPqweVsDnj+5xkQ1etNbxa0k9Op44Bi6skTsjB37ahq8Fk7Y/5+SS+9XBTvgjr7ym2Kj6mxFy8+4Vk9nn8UkP205xp1u7J9PK98aT9nZj9G2jKdDaLlgWc+IMpOHuBQYYjX6uGQm0Xx6oyY/sSnGhyHXtpzLpcpIi8TdLvCh/WzYcbNntf96bbkCpBoX4Zk9hiLsnFsmYHeruuS4SVB5yrRy9ORl3AE+jcMofpxNERbWxe10X4Q1H4GReCzKBa1mGUxWKPMoOLeGVmkRW51Ic/zKxIltY7MCQHwxcLvcEZJ3vusj8OS2ycMNsbZd4yOjU/3EPLOzx8vtb0pRRkJpFU2XvGytPM/MTuj5sNGZA3NNY2jiWM6TubuUND2NGOEeXpWdvv9KKaqtSVU7YzhxCvTmBBMtPW6pUqC4JPOVUda0yVJNls7up9rwpsKDQm2gDGRgM1cKv8BFOGBcFfdVWc1kdQdZeIK7Wjbn98GSmTPGoKx2Xikd2XeLEJhL/fO/jQthrfHw4Ny7axpFLFDQVXPG9sLxEq0LwHeqMqlcC+thAVbLrRWRua3+8spnprqDHXffDEvZ5xC3lkF6Or4asC9QRJdV5AYcuk2MYr5DpjeeRvTMK1NvvaNbOa/lNqZNFasVg+tftRkwv4ddm/xc2OV+arJ4Mqv0y9kucOLVjW44fh0E1bboMg8XnNp1rY+p7rmzv/nigIRbz47sNVWC93DyUjP/tBFdvjuz8JwntjEQF35AFp6U7YEenRSz7Eec1lmlEjx1rSGG7Bfe6+hsyzfXLadNqDF+3axf7kCd9lcTpzybhBZ34WzGb6eizm1pzBuRK23TkD957j2T6/IpWjbz3V5u8cus+gjsUq16DvY3G/6Kid3Uc8Ms6EAF9XzJT7ui/4RxInagmW9168L967RcpLbPkcottxO8sM6/WiVd5jiUQ6xoe6e0KztI6xd+cy9Zibajgx47erRiwx6pOayE+ph3wqYc6iU2orqmIyAVAje4+aDXe5iYqriFy6Pfm7UFYzgtCq5LQx32WxfAGxcfa5ln6o2VI7jEUjI5i6e4uboT/4q1GxustbOoVPKuwnOvhWOchdqoR3qx15sk3aIrG4IqVGuZAWM48Zobk0smraK8RpIXcPEsSdOzqPKtxRq47vKtIMOYJSOa2GEbjWojw1kg3VMhtJsWvnEucAM4cHIZkkmBUCu/UPs0QyI6YRAKrQE+spG3/8MiqCo8lhEmR4q9SWuxSdKzLqq4bsKzPvSt3sKff4LBa+s74IoxxjkXuWosOXKpsKGeMaKePrOu6WI8Ley7TbSgCnwmMeMaiGInnuEXQLs29kGwLFO+PxOckUnAB4IjS8OwddG5DVqddMqbTayz2SKySOqjvlPFxtEmPIQ8FjI5GbTCG/y318Kwt//xFSXDMRfyPj/bsmuMo2m8IZRSpXlzNeqJp25ytcajpn/am8hRvoMqIexCnSL6Q5KZwWZJLD7SNaXxqnzbw0isIZSTJHPMRnQJukOcr0NEv0UCCkqboxV0LjK0tFBqonhDGDMqLRIEJMFaodNKsHCbu7JhGmxUM59xLdI5uxRbLZIrHTMitAkMv4PBqf/St6EcvtNyK+6am6+CrSArMonKq87axAPsQMRSJ8zDpu4LIUiTnjOjtTTcJwG8J7L7mVo0tpXMPombPd9qqoOpNi60JLTpuq+poBtKNxh8IvxJuExTIwUMoOP6IAdyDQuirioEv8DSnwAsrcGSKh3rxir/I7zFEyEyfBpucx4s6z62YsrqAqIQ7EAae0h0kpxtKrw4ZMamuponvCML3DLEIpigG7qOJLqQ/AnISS5gUqEU5KqoU5rQM7k/7KUOqhrSi76l0Se8G74/JDQ0dDW6eUXWyxt2hMz+cjgZ+rlsc8WSVCy227/kMZwPdDsPsj3HIzEYDCVESxmggSs38iPjgR7tub048jnyyaTRyiywlENZgqH2MUGrSh1qq0u607QSfB+YJEECVCxhU7bGxDwNS0sHmjB220x4dM2j8R+fMzOgaaBTIxsXHLauIx2tch62OaUOhTB2bKOtJC5fXDRAG7bLxFCdszN9UyIRop7WbKI2/0xFVDNJAuIxCLo1vHE/QRQ63ekAQiA6WRCK6pIcDOSpQgvNZ5NGXIOt2AyXscRIQJoqNfQoDGxJX9rKrQqyBgRHyCI5Oxuwa5LPKtPImqQgnrQmZRQbk2snwzuyL/XPPSTBbVPCx6NSkfpTpOkW/NTICS2YzoIi3bu1vByrJoM+A5rBPnQYT8y+iDvTdNupGk07pglDvxKt/1OYUoOl8Ro5hZFLuYu49OEyDWUypISsrWtT6wMYN0NHKk2WbnKvOFysH+RVJSPON9RJ//HMByKxkrEnMNvGtyOyMm2tUnUxgbpOEF0+lFI+1ckrehi/2zzE2xm1oIi/qStLjoOhUP/9z3GTU2bzsPtLsXZaweL0JEHjHljENIOEx5TCNJFav9m6vS+NTYhqMWlaTogawiQss2U6SoJNGRnMThYssknkPhzt0a+CoADKm2I7PlDSusjLtDx12JlqxCJlzkxrtPdcv5CLMmIrWQiMTS8jJdXKHxEFzLCz03wENOUhqLmhJmdKKhxkKcehynKaSSiqK/ZzKR9yme5bN3s9uZ/JH+GsVARKMdChVkSlU2yjnEpUuZ7TJPIhRxWtsvfDPhGbLaQ8Nza9QSbQHUK8zfp60lgZLbr8ry6zvpTkQeYctOmpHoUstTWjMTIEP2scLm4DoIZKvIqNUw2q2O2EpsJbu8P/3aAGFdDtEVtKC78aRZuGW8gavCuwwiG8OVCRRUzvwk/JskAGmrCm80oTkzfk07VqbSBkutbwKjsJhDW/pUW7XLya29F/xTDfnM41XcZnPKfBfDfsWjqECUU+RMzIVbA3fbjSXRsP0lXqjEawgjpGG9u1qtu2ArzC/LGMcyyW084DjCS4shlHfRvMg8uzldeo67WXPKHLVFqxJCii4ci3Lb8mLYHc9AmwWZvFkj9RjDroI63Xpa0aQiqkaqL6sUahjMtbHcWslZaQEyeq4xbIrcLnUq51Sq0nwqXa6tWJwjXGw6Z+HB2cLJk6zdjkgj/PRbrdXcCRrMw2tNc4Cpxg/0NQKjsedo1e60muCE7I7RXSrFGcp/SZDtSit/wqEl1eElzfLE3WTIosxsTZt1RFdqS5GSJX7XQv0EPOxpmiugEslv0lRMXWwUWip1y2Sg0zrDFet9PR/JxJYZXi4rPfIxUhzWLJ7nUl5wy0dusjiXI2Egs/QRulblVSt8UdJ0jE+3Ic/LVTdvM5kUFkKiMvyGMmwC08BuLRM3I9dC1FtC0ar+OxM7rHZDXRn0vKTBIlAK07M0pCSK1KqB0i2E0sErYj9/rPp72sXJLFY5OgQu7DLE6nn2E16LrHCFIfwuFU6TVCEDueWxuei/KlSSNeHL1a4+HYf61EhRxillshXv88reT9pyIDLQe0VfFNMHPr0hc71Dz6QuxTZgocLEcVVR/moPJSVW0ezfy5OCy+HJerKc/CRTKmo3G0tS/y3eQ0Pll+tlWsOI27tg2qTaE7RACQW6Bg5deqRD3lrw4UK3r1ru3U3rucqHxh3QJb1uzK2l9muOSLvWdW5wAdUtpaqCbbmZn5vz+toBK06PBsxt6VHA3tULA70zADNn/IAhdwgSmgNNDzY+9r5toCo901tO5laNk6Nr4VU0/OJ9YF6nZ0PmzTvdvNRBHa17XCWVSbn8Ac4Wqa6PodORgzqdPytbMCqKtVMcgkp/z5swwi3KvUL+56FuwBGOX7QohEYYv/sxwdird4wic9HCm+1aNS6s9ilaSrDb8XUpyKMssIPOn+gqSLoIISADXW1gAj+DQNuB1C6ABxBYpzyodSuG3d1u3c3m3cnpbe9m2gCW7hBu7i1o3gpgLiPm7dnqDhZu7dXm7oJhbpXrPbrm7/hG7spu7r5u3jpgcmoAgmuIPtvu2qKe/p5hX0nu7nPm71Zm/4Fu7ylm7nnu71bu91Zu77ju/fbu7yru/s5u9z2u8Bx2/fnqDk7m8Bz+/jTnDkTu8C9+4Gn3D3Jhb4KiRD6gCP1PDbcRKPbpR5CHEaCHEQmIcRD3ETL/F5gBWnmAcVR/ERP3EUD3EWr3Ebv3EcFxMT/x+BAuhxH//xH7cBVHCAAO4JGeCBeeABJU/yEOcBGlDyJ19yJUdyKZ9yJqdyJI9yJtdyKr9yLE/yL0fyLa9yMJ/yJ79yLwfzM+9yNjfxJedyLI9yJ29zKJfyNK9yOE9yOb/yNafyM5fzP7dzOp9zKedyEc9yOkfzKN9zO+dzRB9zN3d0Qm9yNA/zCtgJAhhzMrdyQT90Na9zUC9zRO/0Ll/zPLdyLTd1MQ9zTuf0Sod0Mj91Lu/zKQd1Px91Q190VsfyMGf0Sud1UX91V291PRf0WTdzQR/1NDf0OXf0X1/zYv91Ny/0N990Ui/1Ksf2aRf2Z8f1TX/1T2/2Lz91Nv9P9HKX9DOXdjy39ko39GKP8zBv91gfd1DnchAAgYkAcn3vcSN4FBAY8X8P+Bh3cRoo8RIveBrIcaRIcYIP+IZHeIM38aooeIIn+ISnCoi/eIXfeI7veI8HDxMPeRQXeBEX+YL/eKE4eJEP+YEv+X8o8aoo+X8n8apQ8ZNHeZzPeZ3f+aOIeJIXcYd3+BXn+Z1g+KCneIG3+aGfCocH+BGfeBeXeKKfeqqv+o5neZl/eRg3eXy3eqXH+pVPcYqP+ZCfeRev+Rjveqtfe7Zv+02ReaSneI33iRMf+KM3+KfHe71/eJV3ehJf+oRP+KgH+KifeY03fBKn+LJffKzf+6b/f/iSx/qeMHqkp4ifb3y5L/vMP3Gzx3eGd3qV73y/f/JLr4gK4IF/QPrBX33Cb323f33Yj/08eXyR/4ezBwqfb/m6X3zdL3kZB/3Pl3rb7/uDH/jKpwjI1/zgP3qT53qRv3uC74m+d/mJ4HzVN3vCx369t/7l3/3QD3ygD/HSp4jT933eL/y0L3vZX3/2b/8vofGGj37hp3sTz370j3jgh37at36Yr/7lB4h5IGiAmDePxsF/CgcaPFiQoUCEBBEerPiQYMSCDitWpChRIUiFCAdeBAGyoMeOGVVCpGiQIcaRFEla/Bjx5bwKIf9VKFLhJwEQKG9KFGgw5s6kSpcy/23q9CnUqFKnUq1q9SrWrFq3cu3q9SvYsGLHkgU78B/HlCab0ixalGVKt0fnPrxZEaTRmGlprv0nc6hMnC8xwpzrEWXJlQWVpuUIkjDkoRsh8qUhUSPGwXRnzkMbkwYPnSErMAEpgxiBCi4qBF050mLZ2LJn065t+zbu3Lp38+4NFaHfkk4vNkxMEvLguiYrA74c8THHyg3f6qVxcubluAJFJtbe2LJS48i/H61btOVki7AX2j1rvbxR0UsNVJBhmgDeiZ198+/v/z+AAQo4IIEFtuVYU9HJxZFhdhXl2Vw1mXeXQkahF5lrFuJF1FB8HfQecPAph2FfIVFnWEkYdv80IU1wOQScSDVttNFl8iklgguajAYSaygV+COQQQo5JJFFGtkVcJA9RRxzGSH3T5NNxnURdM6hx+BrHy3kXGAsdYZRcB2dmFJ4JKY03V55yfgicUa9dFJ76r02T2hNVeHCFyCJsJMMBBh0JKCBCjoooYUaetVZET614JgROuhYg6+1SBFeB0aG4V/QdYgdcdb5heaIxm2XVIMSOqkcXJuiGZh1MH7K6mIc5tQUjk1pUgEIPBy6K6+9+vorsLRtRmVCSYU66k4X/</text:p>
      <text:p text:style-name="Standard">aXhlhN6ihZN+R3FmEovNnQdjY9KOpGlKmlXZneR/vmhk3RNRtiam3aYbkU2JlUrUyJU0EOJZb7/xINA9Qa7L7/9+vvvfwciuFS1Wu7EZaQbWvksmdwZpRS6lE204brLouRSZ6YeSxK1LpGomF3JkbeijFCm2eVAr7m7E7xM4apvsoQJ5SrANdt8M845V3WekkxFaa+FkcF5ZaVgVvggqRJ1+aaJsqJF8nECMzpwSNKR591xwwaNmZrrqtqeRCuH1PJSFeDrVJLn6bw22227zW+b1MF8psEmAlZqlYlJWyy0zyWF7l8Ga/bw1niLaOZD1GqMOFEie8etjNWBba1AdcbrglNm78dUEQ1YAEQLMTRw1tulm3466kLmS8MQIDTwwAITKDC7AhPo8MHoM4uHWYrCseft5j2//zq4XHqd2yZMd6eXqPKPb171PyEsoMACIfDwLEeeT9CCBaMjtbhkna0LrV7Jl0eR2FNpLlN4noMuOs1egVCEUPUX8by9rCMQwwIt0N5CBiSAAJjJxjI0QEAEgDCBD4wgdQ58IASRlK8GeEF2tLugAoAgOvphSUGKqtZjPLSYCg2sXJCry7kixLMZYapgx1MMYSAWvelVr3VDo4HnWhAE+L2QbuGCCYSyta6NpE8qmmPIUnBoge11jyBiiYhlhjCEPyXIIK+zIAYVwL0G5AY4IchAC1oQAQREsIxmPGOCLBMCJFzQdhJ4wQKAoIAdNgBfZjreCZG1KgqFiXSfgk+k0P+zOzmp6TAw5JoLOxKeGVIvBDY82kEaEIMwiq4whuwWu/pWMVmBpohRWR+ydsKDHIauAaH0ikBGEIImLOAHVPSZ6z43uxYsAAcRUILsJtC9LtIJATBowQIbiMZhEjOCBgnBDGY3gRcg4H4GKcIIAvCCByRBO86pVsZUUjS9QdJVkGMT2Jp3MllhEkSHBNncGFk9eoVQINrboqQetbzyIQxWDqGfyrSiOaqd5J1NxB+SiuBLHX6Afk45SAAyoEUYIGCKCOlBCGDwAC7iZmY0KMJliqnRjbJtHkOAEgh28ILZZWAW9KLLzKaYr4HcTygeLUgRWjcPfAhkCPSrHwhkelH/bllmpfVj2E8rd1GBYFQjIbweQeo3D2dyBjQWmd9DTGIQfBV1qborTHh4IL1Gno2EaJEkJRuQVJySNaU0NddIrkOZg/zkH33oEUI8CZWX5fQoScULKWNQAKFchyA8UOla+CoSKPHApSnTjy9r9wGnOmQpA1UAM+OXlCH41a9CuamuSIhTy+LUb1Aqgh1HUti0iiS0lrGoYE0G0s4KJbOf/eloV8fR2dK2Ng5x3QP8l4Ef0AtyBnxOET41EHzhiyRkBenqxBcXj1wvZX78kFOT2pB80ekkGD3K9UDlGcQYpbCFtegUXVqczMSQVPMIAA0d6dqYeC4IpTQgS6FrQIJc/7c6PiKhZmhAABuEhAm4mlVW5pUrlyBRIaNcogIqGTz90AlMJUJMykZ70dYVQAK14wCnwoMAHSiWXgSE02Gy1BfsguanY+VYs8R0WNfmCi0q7QwP7Cgt+IIncUc77WnphC+A1rbHPt6K7pBZu0rODJAL0ohx44LUaiVPP8fNEnRWmp2r9iXEx3kQWnGsNJ8mVT9Z4pvdtlrDEWMErEHoHkR8algdg4ouanWO2Fizlf+OhCGpjaUOu1dYOCUnrc9LU1Szi0BgfoBjrwzJPELA4QV6+KAXifGHoPSss7jUJlGklFcL8l1o3fk9qC1q1chqHY0gS7wIiW3KfqzqVWOlfv8jeIDsZhCC4S6GU0Gbxwig8AIsBmEBD9irRwVSgBgE4cwh+AAYtfiEABDEBh9IphYz8OsR/iOhCtBBCBCA4GhPGzwxasAH+jdLILwgACNgSHEhumvaTaCV53ZuAR6Q7Noxky9ZFXMI2Bkjv7yTh+3dYRJCsG4tzuAHI3ilmvAi3MaSpQINQG8QZrlsYX51ifDsywg4MAP/KdvcxgKBtudN7wBsG4NbhBnIIzC7ej8riUNAgLzZLcA9KySxC0TAC+QIzAyiedKkZOigF8iw1vlye+y2ABkNnHEdRLzjPegqWuK9gKYDE+mnZDXWsx4ekySWewWQCkJ8KccsKkAJIdj/jutiAIQgvOAFHKedtENggbfPUoAfVYi1cQA7us9O1lcdQgA4TPYJMPSnV8yiLr3nUfQO/gM2uO/BtJpeqIckr2L9R3tbAIMYYPF/hTcuf4zg9ixqfoBCsTx1cd70C5be1CNANt8VIO25D76JjHl1LpF+XO4IpQdQgDYGpX1wgwQdB9NTZgZkp4OGsjgEOKgdsxGoWJUcPosLCMBDcB771vs1BEqIffXQovXxkx9bir7wh0mlfS36mgMPwOXsqhfctINuAr22wAciYMEZMB0IOPjAA2xcBj0AxVnbBMhOBsAAAOqAzuHArM0PDWxV7fwfB1jA8ZUeQQzBB8hOC+jA/wMEwAM8wQSIzj8MgeRFG/7xj24FQKMZS6KllwkqhSS5F/xg3twd4PYsQAx8gArOUSWBFH+IgP9MwP89ANP5oFjF0vsA2zys3zItYO41QOvwAO4pkwR8gPs9QcEhQAB8wKJZQACEIQKwTngI1PPNDrb11qQdRBEImeyl4PFdX1IllgItU7ZZQBMk0wQw26RZ2wuwAsjBAPq5lPuQFP59gAXwXwhAiRO+AADigP9o0Oj8w4aRFAxwwAdIQAbImhOVnydiHV9tVQZAQfrtxOFlwAf0wEXlFHqFEUPxm9qh4QOCgBvWDgGyTgHQng4cAUgEAAfq0l7NT8Yp1AQQYE5VYv8HztqEvQ4xcoAJ4pwtPt5L9MAIsNOGuWJDCYW2hVG9zc0JjpkMWhyaYd4kkRQDzcw2Uk8ABJdk5QYElJ0jcZC1Xd/pzd2Z5c7rRBwnQiAHKBQ9CoW1BQEMBCOtrWIS/BKjtRZlMcZfKRrHtcALhAAZbsgaYaNGJIEFRBwzMWIE+E/r4YvN2Z5C5BAQTBQlWtgEcIBLVWExitW9SNE8vA7o+F1r/YBCzQAp/sMGXtssggA1Ph2PfaJQctRw+aICcKJUCNkEFAM+mGCdGWUGBACUgJXsrWNSvY5HwkASbAcPzKNU4p1CQZbpzQ+uwRpkHUFM7SQnfhdB5JAC4EBDnR//TloUaHxXD+wkXJpg/ZxfVKZWSOALvumbKdpjDWqPLb5b/UBjEExU/fAHBERlYBQADLjXRCnR+9QRLSZTX0KX59ji6CgmDOQOvoSXS9lcodXVUoELyMnSLL0AL1ZIWsoOy70EMgGQVAai/9RQRfAAB8jOEywiSNRmXwqUIC7QXj5fMcIBdC3Vjoki9kGVQM1dScLBP/TmyalhrgTlUG4nMQGHV5YiX2mgbCbdTgxUS9rgeF4HVAbAQirE+e1hLypUVCqFKFqP9hWjDbCYSTgnLbLRAlFWkTXEfabiSYBALhLaFMnQFzUSPiwFWL2XDfoPtkEgSNzleHpWqEGeSxGA/318hQhIQBKEEAgYZROQkT+JlXhqHrAFF96N54gmEyfeXbI0YXFimHYaSwQiwdsV4/DxgHkykM9ZgGIRnSBC5ACxDv2EwBNU5U/9wPYUXhOipEriAwj0Jk/OzQgUg/193kkYJTPNw04iwQ6AB5I+DHeeqUb1lFH6nVPgk7Z5plK8mhyNkQ2CjgV83UKMqD9K5OZc43y26FEC504cwUhlAIY55yv11H2qpFsW415hxJ55XyPVpa7EEhNN4t98oyM5qDhe3oMOZE5hj7Vhm6RtXU9dj65g1BDIFVXMQhV8gAnSyVSNKi/m1V79qIc5VVcqlA6wgngqwBi1o0CYJkaBHf9CDIGSchwQWN0LcpWsXs+J4mYLeAEX6Qcp3en8bON/HsSPFgRJThSPKRGC0uWuXhsvfpGE5hudmBqatuswvZSQReWNSlog1s4PtFxIOKkClKgNFtsucYdR7mKJJNafVhuvsoJS2JxK4tv9wAklImQUgMb5WaEjTVX0hCXZ/c+dJhEtclj1UB5IPOgP9lsdeRuUCFn4GVRSUKXJ1dtXQAAFZCztTGjmoRkCWJjM0g4OHEEO3aMfmYiPImSh4StbvAQIRFOy8Wiz5qwW2azQOhNHWNtv5spWyZpD3OyFUenNEtpFadjoMe0u8oANmGX8fUAw3pW7pm0EzU/0LOliUhz/wcyP81Ul0frFqC5iA4hDWKknr85an3ZkwfpiB+5AwkppEeTdAxaoEp5cIGJRC/ymSlkb05YSjwnFESypoRJQ5hXm3J1cjD2GmGFfOx4o2YEoWJAACzAtXNapz04s2B6BeaqkX8KJwrZjEq0OQVwjV+nr5FYSHhTn0CLZEBwBh81nD/TmsprS9SRBEygWPtAA8Vbl1bnnGb5uYfUA47HbtP2V2navA53aQXJjMx2EjFZNZ9znD8QgwjmpkeJZ4oWQUe5satZccX6lwZprReCTQLndBKQv401oX0DggS4QUvmFtmFR/6oi4/laGDZwA/9AAGRjGfIlewbPzGjP27oT/7HRkWWwKFpYm98VgQfvBgnEQAw4MAoHQAiMgGVS7n2ecAo38AqH79vOroHV6wKBWVbli1IEgB5ywHnR0AfGsBjmLvDK4APYKQJs7XzaEdamZFMiAHI+p9cOGRGH4RHkpwlSYQB8H+10o/eGsekklYVe2NOB7NFQYkeW5LklRRWGJp6VEpzQKrUNVOD2rWG1GAW3YTJ9LMMMKySmZK3lS8ZNTwuYXfT0ccVKESMXx88WaIW1QEliKnI14Ujt4QR9zslBSZduj2sOlW+QwAIUQ04xMkyCFEJsrljF7o41MmmmnXtha90asWKx7XB8GDRKIsOyjim/lGUELaFBDOP95v9WMRNgba1x0igwEeAIP4bCUtZfwaRNjUtrQVrRHWYpirE2+8tlsILgTWgn7oRD4J6REm3QwWraVR1FmQytvpLN2e88SmSAjuj2KMERHNAlE+DmaAS+ic9wdd/07CEIECr0tQ5ZtQfEzEMtcN5bIoBr7WY8R0TmfWlqHSj3JIGNkfAAKIAFYPRB9xSduE/o7JVMcs/4UleuoEQRWCdNMsYBAe8j/02r8FguTxQ09qWHKVVUpZxiVTEqwhqPDoXCUilWiuUsj62/erROW4g/Pw0P5KIcCVA2bzNVA8tLxJSVtgAOAGK4tooPm/FBuFY81yMNrvNABGxD9akE2GZ8Ni3/sLUOPofRnVKhWbJpnmYeQxXBT66UjxaqVErSeG4xmylVuIow47FxlGlf632VOMiRoU6MQkDB9Dy2UfGGFMSBOk4VmymNEl2qUECBfD6nrgZVBC4pjzbzDZunMR4UzG1qUjBeSuJQboklcW02ZVmGzf0AY6ToC3hsCLRUYT1xQQFkM9atQHglRkHas+BLD9gAYo6a4AoQalc1dVuFDDA18jBOmllSY+wR3bAQ8sxDEpSj7OFO5RjECPyAB5I07ZVUTkdgQFcSDk3SPTrH3UKgQDAv9I2EUR4mTRUBRubmc+KDpGr1b1NEFUYlaDkfY05E6CapIX9eyvhSZV4I+Spz/+00UXb6UsRt5kC4ZQvMJUOcn5Fml8TwDlNjDF90aFXYQCJ0ZKAG1eswFL6gHsg1gf/85odg1OtEgDImOGOmdEQ954NKdVBxt6JNgI8/U5KO1OMe+FdrXjW51MtJlCnhZg5HRkFsVSxkwLIWAE1JhH6npEO4paGeFOuQ3NkNWqDKVGHNeEO9jlRPVUl/3q0BzyBJhzXlV9RETqncEfCcSCIVj2QszN2cOAypUKBniMXQk8gUutZ0iqL/+Z9vkrrEiaAXD5ZsTPk8yqF7zEXYQAGMOqmXeqkbAQYAgCw8hQxY0pcNeuSgCnNo9/lECGUE+P8swAvAAA4kX9OOjlYJHv8tPYD7MaAWsVw632Ne0HMHpnVE2HEAVIS16dCwI+Lx8WhxAV5YEuEH8KC4Ke0LApACfgAMWFDhybYFZUAEYKEKwlOj50sbCl7t6DocNd1pV8SDhtEEIEEUkLsFLQAUUI4gicmpuAUIsKpSXMG8/N4seSAI5lyI+61hws9ASOAEzMAHPgAOyI4DTvjoAZAXzMKzTUBfCoWVPqEFBDl2HET0atEEPMEbeTlJpW8qkS3hcQAHxMDGMa5pihOH63u0606UEtpPOSTBEXsAAkH1HIQEduAD/MADrBu2iSsQYDzU68AKWtSKtNDUQE3EyMqmq4eUdLcIaffHmM+kANrKu1D/lBTOJT3O1/BMigTSIZ0Q49hTl6xQxNh9qDhPiCmIutjabY2AqJu64RfAFWCAA6y6U1z33oNT73TNngPP1Qg8cjgRekcBxg5eg8c12ZFbM40EWCWefePx/YRd/VKEUSrBxiMeNTmUQGDv5rfRA9iAQUsgBrHdPefL2I5dFglfgJ6H0Ro950sjSjyoDjwB+DGbTIWTlTCI2I8EMSD8aHhX9pIelPZs91SOtj8k6xVeS63f7zPbsML4LBGZkxFfyf3+OZLl2HZeG7X/OUNV0BCEUTb7jjlxjdJUYmL9/wCEAoELQoCY1yPAAoELF7aAgQBEAwsTGC7M8GEEDRoGQWyc//eRxryQIjnO4+ixo0GRK0WG1Ehy5UmDITuydAlSpsmRN3eCtOmTJ8yVI1PqnBmTKEqPPZn+LHmzaFGaSE8C/WhUp8+hV63+3HkUbNKnJreO3HoWa1SUV1P2rMmW51EbBejWtWvXCAYAsv719fu3r4yjUK8GBQo2rdKSOcce3Xp0yBCRDT7ooNhwQQwEQ0B0pjHERgDLCye8CCAZJ5wYLVrEaAATRACKOjaTBYEAhoIMAYqIDJBBgY4QPxa0EFg6xAiDRXoieJABiMAWGSxAVDlvRIAXl1k/+WCDh8nOIHqEiHBZwfTq42s2FsnZxgcl6KdrHk+TRoMYE1qIC/Fcuv8JNJuHh6De+mgwmZYSCoQiKpABsAgDqwCfwgoAkLQXkjOIB4n4c+2lIfLzIgPjjjOthwY56yy77TIMYUUaeEDARQUmeKAW5grTqTcEYiiOtAUeaOC6q8qDgb4MNNtoIwQisPGDwWAaIgQdWgBiyCJACM8kBCSA8irmeBiBgxlM1O2hjjxyrsQXlevswjbTm+Chl26iyrayfoItrTzxc0os2zzyKjHGFOvzLbX2nCpRww5VKyfC3jJrqj8fW2tS2B5l0tCcYLI00z83XUypRb06sFSjXGoMhBHmugvWRGxAxYF1JARMMD7x65SsBZu60yVgY8JTKkG14uojyWiKKrz/8FTqDKl5UNMKqgZ3JKo3kn4LrqAiJbsuUfZ6yjYm9ggcKTyNmBsPQWeXU5OkVR8jawgu5wVLohaCsIDIjZwlS1dVGUXL0o20nIeACpi49Z8pKrD2Oh4knglaHjzL6iMuOypQRwTF6y3YjdQUVc2NZfxYx2IpttRiGeP6iFygqm2vt6LYKpKnkGo+OKtgYZL436ns7bUlk1rO2OR0FbRq10KD+lWoQws+a9OumiJ0XqZ4hUreqvak2qdim1Y5UMfiGlRYPbF2K9qeSfU4bUedNhRBX3uGmyoaXoUV1rz2YtgvGXyVEuqvChWU1EjvBpQlstt7urDHG1/1ZYrJxdTw/3m21eGIlylXtS2M/6yJsEGrGl3eqXDCMymwU59HP31da3TY1ystGtKAQdKyggpccMH33h9uMKwdJa/bqvauHcrQlxrfk3TISZeS9MSond7PyRnvOs/QkSfK43infzrRT+t2LFO4FMc68cPNN3zstdKO6vDcHQc4bmPtHnVUm7wGtnj3kt/56lc/qWEMewbiXlvo1pPlaa9r4MNeuFzFt75hoFaACwzFVte+9uVPWFeb4AH/JzrE5E4rK8Of6IimPM+tZHPdWpBKHKg9rIzOfIRrIfhuNymzVY8x+OOIh1rAL1G5jXXdu5rWPsUeJz4rXgQsmA+jqLYSug6IpVKeov8ShEBheQptzPse4riXM5YgT1NRxNl1TIeT12VqhN4D4OHk5kBQDdBsyVNM4Uxlxzxyio61MxbWwJZERuGxbCEk2hkVWcg5gmpYKlMb2DqFuQmesXp2I93eLFiXDmjgbxqUAQSHwsdD8sp+8mKk/4qWKirmL3QLEqRU7qirxWwOAW4Zm/VYCMdoSQ19LxkfVvh0Q0JlMnat6Zf5evXDUkbSkqujSc04QrwqolGWPryTFAcTvyAO0kCOzB7yFPeVRFZRSmy5VOKYhM33ic+N36PhPFlHw1XmDnIGpBsLSRZIQAUxlV5T1LHmmEBNQcqSshzgTmopwKowUJ8RRUw/H4n/OETVkWnSzFvABNoqTnbSCB3IoCgFWkD6NZJSVhMi6Ii50KyQzXo8TKNCG2M7psXQps+8VBqNWb75tROBOxKknTpYqlJJJAjK1AgHqzfIxSzOZ1Xc3zxAFrUsesygS5OpzeyopzvRLywNnOlZBtpU1alxjzw1TLROqr9ZvvGt1/Mn297WVbsiUZL5rJrrVCpGJjLwgKoLY0oJe0+i7ZJ2gJwJ1JYHQmqd6pf0hOkSoYlKPPZyp2LRWyfv4je+iJJ5adPpAvuHz7sVNmpqDVvroFnMfoYKMQfFSgyhdUqLdpFrq60bYimV2LZiioV+RUrs9rXM5N0tkw51KtqeAkam/x6xUum8oaUkmhiohWqdh+ElXO/H18NGVJFA1N9EkXjHsXTVtJUrrVHTOUMl6pC3lpXsYJFV0NohFKCBBWdm2VhZMuYXrP1rG3nhd1uj9vGxt2vagsfrUc56UgNO+CzgcjVfAMtMpY084aPwmt1gSjG1/RQjVwlMNVzmNITuaVQAURVacL2uJecdsSsXSUQQ9emFWzvmHIX7y8euD3OGS2yCM6xjsPbSbjMeY+skFdOxiDOITM7aDvFGOw+nqqBh7Ov8/PtO+3rNuyL04x5R+DnUrhKW7UwkeRXFWO9mlH0z5C5zxbleI9OUlaWbx0dBqpcJM2yUKFabYk1KQrnpif96/DwdHM+50vYWD7hFwWnYDDjlqVkZhZGNpB6vaNOTJBNEmVScWVnZ5rrWFH0s/SJ9r/g4VG7Xan+cnDPLueETnla7XPNgkndl26wyGdJA5rQx1yxRFIcVx4i2c09TRbAfD+q2xi6W+pYYQEktG7CvTq5PobrDfVIWynTdNINZxGe+5WWkFJbkkbnaV69CsJKj1uT+Xuzj3GqS2XhzVIFaJjaVyhvZJKu2mulJuRLulZZC6YqMcxhItiF6p/aOnEWFXDlcrw2yRnbaau35cF7DV0GSJRR6D5zhlVI0qF9uNl0VCW49txW7Mz54nceYt5BTPJ56HTRX0lrUmhKwvRn/raHLR+zFHLK3jxcOqCFPS+vNPpguV/CzBv+RqyM+05zyvWiIj0U1p6vz5y1U4tEfDRdfL8Wsuw46oyktWNNWuW3ZpeRXTWhOD9eu2swGeD1hrcsuYjehaj/s0L/LyBLic8VeLOfEZT43p7D0tywecAQ7PmyxAdTYzHwjh3/61FTK1ixnxHASA6x0oH6V10e3PIeX/nmybv64p6RvmGNd6kANbFkVhDq6/3wrwSl+61veudv5N+rvZhL2yX2536ncbfBhlbLFbhqIsVf7XwO91D1tutH7jlfg9nZtzuxq46c92Cg727GC9+a885jnXFufubO/Wmu3+cXmX//jkB90/+V9RvQeav+uvm3nxMjwII/Qyk/WaK9sts+5iAXc+MqxHPD6nIxgWq+0xq1tFEwnNMLc+OaTQkndMnDHBM+D4u7MUirRXC17RC2QEk9rPmfr8IPyYurZIkeXquxQhGvIps8wWDB9hunKwue6gAqiVGzTjizNVqbyyK/4Lg6A5u+QOC7ZYA5zrqe3sO3adEyYgG2W/Kv+jtB0oknrDKrAdm0EI+qgog/jVAwLZQ33vE6jZk3aumeuMCmu5kW2ECwCPQ34eg1BHGz3MMhWSCq6YnAAdS6OHM9xHAuSgm7yKM1mmk+93ImSWlDOgi3vWKyM3Mj4GG3R1IefvG9p4ILnMv/Ly0AiC42pAM/vrkRP19zH8a7N</text:p>
      <text:p text:style-name="Standard">aqaGFvkk8RDsmGjPFrmwh47NABUQ4wLQ5zTKeVIx5sRMrixw8UitFStuGSkwDU1ODYnK9k7trdzjbEpwDJmO7aitAy8IBAFtkcLLwLROsEaOyGSp0HJuFwUqgrYH2WDr7E7HVKiHbc4qvYwujLzn9ZQs9kIR5grpfAyu5+4nH8vig6hmHhWR6NLHeNhvCl0Jy+xNGW/I9FBR01RP7PztuPDrvS4q8uDQm5wv83ruATOx2EovuLIsFzUQ6MRQDGEN4lAutIoJzjBqx6SQ3IgQEB9M6sLR91RQrPxPrkaSBDeKr0jsuxTonYyPFsH/qM7irbXy7fQeMtji8Bcnsgg378m4EnTo7sx8afwkcIVYrq6Er/M2jszwrMWmzIZmcGAeiOgU0PO26hHzL8AIyYzejbDYMIAWRQD/beH0qX9yi+aYLx/PL44IjxGLrNLcy7b0bSvH0NDELw7V7Bs7C4N6T0ICLRjnsKwgZy9TDJOqpsB8LeX85AYv0fr+q/BC7+q6ccUAqQyvETaFUHccyNq6rCpRcANB8vbAi8gOkqi2caDCEsqOzzS1qt2kjFPasLqkB/aQKA+vCyQLTQDzzygLaeni591csR6BzwLRkf70SN+orfXQUOfozCUJzlRoLvyyjwdZRfce7AM5k+ry/1M/95M/+9M//xNAA1RAB5RAC9RADxRBE1RBF5RBG9RBHxRCI1RCJ5RCK9RCLxRDM1RDN5RDO9RDPxREQ1RER5RES9RETxRFU1RFV5RFW9RFXxRGY1RGZ5RGa9RGbxRHc1RHd5RHe9RHTbQR8kFI+yIfpoEK/OJIG2EafpRCqYAeACMfjjRCjPQfonRJ6SEfmFRLt5RLu9RLv7REjRRLsZQKGsEvlFRKwXRBh9RMzRRLJaRMnfQfzDRL1dRO7xRP81RP9/QfylRI8wFNjdRIszRN+TRAnbRIE7VIJWQa/tRK5dRQI1VSJ5VSK5VDqaBRxZQKorQR/LRTl9RS/5NTy/+UYTp1TAE1VFNVVVeVVVuVUeO0U4V0Gj71UanUVTVoTDEVU2+lUaM0Sm8VWINVWIeVSf1UUDsVMNA0SJGVWP/CVwEVVSXEVPPhTZvVWq8VW7MVRINUVz/1TOWUVPsUVK8VUQW1UP+iV2VVW9eVXdvVXRFUTAF1U5HVSuu0L470XIlVSDuVX28lTukhXN9VYAeWYAvWT4UUU82U6uSVTukUVHWVTJ31H4x0WvsiSKv0Xs20USHVL660Tqu1L3oVMOIVWY+USrNUWR21Xgv1SS12V/tUYfuUYXQ1U/OVSHvVVm8WTp8US8e1YH8WaIM2T5fUXLH0UamOZru1TCk2Wa3/lF/T1VuLFFOlll79glNldWqpVWpl1moPVmrJ9GJHFlFPlVuJlGqVNmcBh1//1V+nVWE3lluDlGp9lWuF1m7vFm979EgZdlFbVoOWdFmXVlcRFmTjdXA/FVHXll+LtF/vtWc9dVOvtlGdlUwBVm4fF2RjFWERlmllNk4pNmHjFGP9tWaHVEKkFmGJtHLPtme9NW9fF3Zj90WJdmq91mdvRWrhFlofd2sdFUsRV25z91ER117jlman1UgDtkoVFXWv1nQndlrJdlcRt1FpdVMHdU5tNnujt23jlUgRlXAdtVvtVXbL13zPd0MV9l8XFXBalmE/915HVVknFnx/VWOd/9RPIXV8/VZQ37dX/bRnHZdt/QJzpRRgFXV5oddk8/dN3XZWdRV3B/VPedVrzfZr1bVKqXdi0ZeDO7hLN7UEMCA/NQCUhGFHszZmF7Z/KTZL33R8LfZPEbUvjBZrY/aBsTdjaTaDbzZypRRnCxVhNTdLhdRyZbhP7TVhTXdXoxSCyfcvovdXpRVi6zRlGfZeH7hxPViLt3hHGyGEMQCMMeCTxlgDyLgDJAxH6RVx/ZaCqxRW9/aBoZVbqXSK63RfEZVjj3h3OxZy3diNg/R3l/dpJTZRx/QfaHhyfVhK8dhWS/Z3IZhRfdeJO1ZeoxV0bdWAr3dqxZWLO9mTYdRMv/84jMW4jEu5AwhBA6buRhcVdJ+XYVC2f4d0U9/0WEl1aSvZWbVWlqsUYHF4Ts01S7F4UJO2l0UXSfX4WfG4YqnVggN5atO1c6XYaJX3Lza1XHMYizcZZfMXZj/Zm78ZRenhi0/hkzCgjAnBjMsYjSP0gB8UVWmVjTXojePZZY/2kp2YhuP5jv12XvOYgN/3T113hgn1VGmYVhk3Tam1h7MZbNMWSol4axlVSTmVfjeWfQFjiicXnDeaoynUSm+FHlIglc25A0h5jMeApAnBCdhZSZVUQqs3cvVTeBmGbLMXdB/aiAk4a5GUhuG0f0/VoTd1eZ/1SUOXTB+YTCGaeuf/dVBTOEKC2JiTlQoE12UfeUo1100nuaO3mqsHlB4agR5u9y/EOYzL2ZRH2pz1QkL9+UGnmJ7FNoOj+qk5l36DNKh7OpdN1WqjFGSddW1jOFZHln4NmZHvuF5bWpP59pK1N3z716d99W1jWKxnuXe1t6svG7P5863nlAlG2aRRuaTDGJQilIgdwAHc2Uy91rIxOlNdmae1tk2H96ENmXJjeqCrV4oz9ZBz16kzVmW/NV4jVpMDla+vd061+p+tWJovmq+19nTldbMzW7qnG05NW6wtVpRHuYzLeZQBYEJDWgNSAFWteXPF91nPm7x7GGHVO3KHmEi/t7zTm271WL7Z/3tz5bu8zTuGmfhZ4Zu8k3m+ZdZXhfq+0bvAf/W/k9ls1Vu/99aCG9y8F3mIB3y/z1t825vB67vC29vCDzy/OdzAAXy/GZzCMZzCK3zDDRy/Q/y/V5zDp1rFTzy+49vE7Tu/Bxy/X7zEPVzDY9zCW3zHRdzEZfzE7TvDARzIZzzEb7zIWXzGj5zEiXzImfzJfTzHgzzB+VvII1zECzzJd9yap1zKP7zC/6IUQjgFtHcashuM09msvRtCr9cBMAAdfsEH0AHP8xwd9mHP+zzP+bzPAV3P8VzQ/ZzQ9bzQDf3QEf3P/2HQFx3SC13SDZ3PEx3SH/3PGV3TNz3TH93SKf+90wW90i890Esd1DV91Dn90FN90QH900ld0Ud90l0900V90G1903Fd0Ve91kn91U8d2Hvd1Hkd01N90mH92Fmd05X91lUd1XO92Ttd1Wk92jH90qnd10Nd26891qG92j9d14nd1sd916s926392M+93M39263d250d2Cudz38hDTCIpkWZnFN5jNHZlFc6zgGVHhxAAzDhF+IhDeJhHwye3hc+HhY+DRy+4Bv+4RU+Hire4hch4REe4xX+4Sde4uldCiKe3v+B4uNh4y2+4z++4jM+5U0+4+kd5Qve4yu+40W+5h9eChq+4iH+4FP+5mFe4i1e5Yee4T8+5Xme5oH//uaNvuib/uB3/ukdXuhrnuOL3uOLXuVbHuKhHulLnuF/fuZZHuaP/uon/usjPuajfuZh/uyFXuhP/uRb/uTPfumT/ueZ/uCBPh7QoeL5PuttPuLjXu8nHuztvus5PuiBXvCfPuOrnutXnus9PuEXH+qF3unZ/ukR/+1fnvC7HuyVnu6l3uIx3+mN3vCpHu9Hv/NRP+0hn+wBv+pbXu7FPvJBfutV3/YdP+2Lfh82/uZDHvITnvZLnu/xPA3AYAUcgK1nOAW0e9/P2pzh/Lt7m0FnFaKZeKqn2lzL1A5qFsbruKWBW/uhdICtdo47VllhfPuz32o3NvvD/I3x9XOn/xqQmXhimXj7t9/+pXWI8zf7ASIflWlUChbMN+2fwoEMGyGkkq8RQYMK/wmsiDGjxo0cO3r8CDKkyJEkS5o8iTKlypUsW7p8CTOmzJk0FU4r9ZEeAAw8MXTQ8DMo0KEAahoV2Yhhvnz0Ik5zSDDp0oELmVp1KJAeRCoKH0a82PUfFYkQG2FsyLXq2IECkyZ9utTswqfTrsIliLDrQ6gQEcrt2jRp04gD3zr8KNhpYqtW04p1uDaqQKeEj1q+jDmz5s2cO3v+DDr0x3wlepr2ObQDIaBORBvN968pRK0Co9ZtahH20761qQwGPLb337F438JeSDahTbKEm0alqrziVv++09tCfC5Z9nGLFtkSrvvWsUe8eNlKjY7RuWGG2v/VdQ0/vvz59Ovbv4+/I70UGjCcMp3aaj9hUFR+KRF01nFfWSTVUgu5ZxZuDioklXuxLYXeXFRhJFmCvuU1FXdupWdVVBeK9eA/UIVlYkZWaRjeSGRZFJiFFT2FkXXFjUVhQkkZCGSQQg5JZJFGWqYTT0IFJSCTrR0Jkll1QcTdVM5J95tcUxE0GEJMPQYbj9KpKN5HksHW1G9sbXQRVUs5CF5actHTFXEVOfjXjcRROVpkXGF341/MHfbedGtCiWiiii7KaKOZNZLCaT0B9VNqTzqa6J50YlrSbLVxCmqooo7/Sqqi9JQm6ZJArVZgqUJONqGrHL3Zoqy23oprrrqq1AgTkqYG1BgYsLbrfbvhVuyFeybLbLPOPtsoaaadsiQhALYKbWjGZZhrYWVlC2644o77WSOo8hTgUKZhS65maDHb25XtzktvvfaGNA1/PS0ZFLoE3ouZWwgm6xBWkQGMcMIKP5ukf0xW2u+w7C4sU6zFEoRgmBRvzHHHoEqLrqpC8TSxxy39mCyPkHVncssuv4wfpP11MKlqD/d3Kcw678xzzz4jea6SwI5c8s9GH4100kbv11/I6QpVtNJST0111fOeKumwqhJrdddefw02rljzRG1qwjKpQdRhr812227b7ze21queFlTOb9+Nd956W5aPr0KP7HTaew9OeOGGyxj031mrfXjjjj8Odr6nrTrgpBjYDXnmmm+OdMOTR9wT45yPTnrpCEPaU9mqTiq66a6/DnuzVOxU89Drxo577rrvGve+lDfdX+u7D0988UJOs03lTq8uvPHOPw89aNOUAJRpIhMVffbab+9Z778SzX344o8P0/TTDk3IgIKTz3777n80u/UBqtr8+/bfb7y5AF5vM+b4/w9A4+WrP6pLX7pwFsAEKnB4DROZATsQlPotcIIUHFw+IqW1B2pgKEMhhP8qCMIQDs5zcuOXgD74j4AAACH5BAUDAP8ALMgCVAQkAC8Ah/X19CoyRBMmPMnJzKKirAomPN7e5Ovr7B4iHE5WaHZ4hKursApGbFRugHh+hCYmJD5ifNnZ3JKqvOPj5o+SnLe3vw4pRBkvRjQ8UKamrGtxfDtNXzZGWMLCxLCyuL6+xO7y9FhcaCg7UTo+TCImNI6OlGRsfM/P1NLW1B4+XEJSZAYsTCI2TBAgNJqcpIaHkdbW1AoiPBoaLA4aLJaXn2ZyfF5qdBshMX6CjBIWJQoyVAY2VIKCjIqOlAo2WAo+ZCg2TG52hA4iPApCbBISJAoeNIKGjAouTH5+jBIyTBYWHApCdBYWLFJuaIqGkBISPIrQMI7ItMTazOTs5Fw2VMywpGB+fNbUvAosZBBAaCwyFEQ2ZM7G8PT88F5kaEo2SMyQzBYeMBpCiGJYYBgMDCw4iM7UmPjo4E6SjE6EUJKG5KC6eN7gQDSE3CZGWAREYCYmDIyMgJJ0KJCImApIgA5AWGyCjDIgPCImIBAwRFAWUKrItBoeQPDwoLCunARCfAQeOKq67ICCgApClHKUoAYMJM7a9LisuMSoyJqWhEBYYN5AgBggCG7QsE5UeDI8ZKDqsCYcFEZiTCwgYBBEPE5GaI50oJqQnLakwCwuZPr++Liy0I6o0GBwaI6OuOjozMrG2J60qNrQ2I62wAgmFA4yUA48fKyyzMbGuOTk3F5IXJ6uzM70wJIkgMyw8I667CxCFBguFFp2qO6gzN6ggBA4WPz86E6EIICOkBwqNBAeXBo4WIiakBIGMBAuiJJaqHJ6tG50lISGZP76+CzQgHh0mMi4wOj40JqEkBooTPz08Ojo+I6unBY2NAo4SBosZFJ8fC4MOCxANF5cRGBwkFA2iNSwyEBSeBxaUFBKHNjGyEB2jIyAkBqEXPDQwPj40CY6ZBwSiA44aIiIoA4SJF5YeMS42K6GjEBEaDIiFBBAFEZORN6gNFBUkBIMXICCoDQ00BBGfB4MMA4uTPr6/Ao6XIqKjP7+/A4uVP7+9ApGdIqKlAo6VApKdPr69AAAAAj/AP8JHEjw34MHkUg8KMiwoUOCBxEwIaIEwcOLF4fsEFFiQgkROzCKLNhPh4YJ9w4E0TGy5b8/83AA+KfpxRGXIxkcMULv3z0KSYbgxMhg3guB9/ZZGIqx37x9SPfNY3rxjVGkL6ZSdajvaVStWxnqOwLVp1QGDP4wCDuw6FGfWd9YKGLhjb67b+gw7fo2aQsRRioECbBjh4UZMULi7Fr23oscCkDcmxBkBQseJ16weLOEgb43It/g67svBwWfAHCQM4Fyggl8O2IgroeRcdQwp+/Rw5GD5z96RoSw2BeBAgtxVa+aDTPH524ipGfUMDC5xs2HtpeX8KmMd+N95HzT/7N5kW9UGbm78IAeNYeTr+WVJw2zXTfvcVHZm73OVf4++s69IANpOXy31EOiNVbCDaeZJUMPt20HF1gNmSfQCQuIMhAKC6AwECguSAHfP3fpU5CFTCU1lT4McDaEiQJZVVaKNqXlgxAk3LBCPWuhOJSKDPDDwQKTvQDECi8ql6JUY8k00AAhCLGDV1QllUJRDsw00AE8XNDCW0vi8I8PG1RQEAAEYNBclfscpc8KCXTA0AADbJXUW38cYYIBbBXkmAkDDSFAEAf0OVBSGxBUzwUlaMnWPUldUNBGGdzTp24vQEiQPj6o8MGlALxAA0MM6GBCBI9GgEMDDRmGRKF2doLgwDUO1QOEC5ameA8NPEjgEAM7lKlrBC8sUF4pp/64qwYwYLRDEgpM4BKkHqDDqkj1CKABdRhBek8HKig2kjgCJDDAMA55S08GGKwAY0tv6BDAC1N4a69uHYQggLhDGRaABgR0EMEJJ3igwAgt6CAUWz+sEEMR5LQwQxEr7PBuQQEBACH5BAUDAAEALAAAAAABAAEAgAAAAAAAAAICTAEAIfkEBQQAAQAsAAAAAAEAAQCAAAAAAAAAAgJMAQAh+QQFAwABACwAAAAAAQABAIAAAAAAAAACAkwBACH5BAUDAP8ALMkCVQQnAC4Ah15qdAohOiYmJAZEc5iZoaiornZ+hCRagOPj5hAgNIqmvPX19MnJzKKirDZGWK+yt0ZedDZqjDZqhAYsTBoySFJSZOvr7N7e5MLCxGtwe7e3vidVdM7O1Bo8WGZxfI2OlBYmPCI2TB4uRAo2XI6SnNnZ3JKSnO7y9HZ4ggo+ZChEXFhcaDY6TA0mPDo+TCg7UGJ6lGJqfA4pRjI+VH6BjNTW1DpOZBobLb6+xC5ObG52hERUZApGbA4aLCk1SRIWJBUXLDxMXK6utA4iPIaHk0pabNLS1CImNApCax4iHAI+ZB4iNIKCjBIyTApKdIKGjAouTBYWHBISJA5GdBIuTOTQxAhCiPj40AosEPr++DCIgA4ufLyktLzK2BpkUIqakHRaqNDizBZCeEBWRKauzNDa9Mau7IqGZJ5ahMaOyBpcIPz08B4aQNqgMNrgQJaOhEZMYOzo4PT88JaCkCg2fD4qTCBQcA4wMMrGuAxCeEwSWJzItC5keJy67IbQMIqG5DAsLGyGtOLs5A4WIOb40A5SeNDUvIp0oBgaDA4oXJaahKy2nI6IkPz86IbqsFRoSAQsMFRinLzOwPbQ3Ao+IG5keAYYPLy20LzK8IqAkI62wN7k5KyomDpaYAYcKCosDARAULywuD5anA5QUGpSdD4wbChQUB5eaKiGjFZUfFQwWD5oTApkiObozAYKJMrG2H5adM6utIokgLy2nBo+oOygyH6YkEpInBgIJHRweAo0SIqMgAo+WC4SNB4UKGyUeMj0wIJ+kGx6XGpkkFxQYJ60qA48WEpKHI6unO7woIqOuGpkXH6MiJy6eH6CgIqIoH6GoEBCeFZCbAYcEBwSjO7QnMjUmFZORCzQgDA42Ip0KNqgeOTI6Pjo4BISWIqGkCQ+ICQ4YAw8SNbGyOLo+CRQiCRkoLze2EowlP76+Ipa3NDG8NpAgG66sBAuRB5qeAxEUA4uVP7+/ApGfApGdAoyVA4uTAo2VAo6XPr6/Pr69IqKjP7+9Ao6VIqKlAAAAAj/AP8JHEjwn4CDAv79+IEoScGHECMOpEdvAA9QL0xcIBEihcSPEuk5GQklAwJ5FnRAAcmyoEWKUGgskJeFyMqWOClahPIknzx5JKjwwNnyJT17/37K84eUKEseTiwiVervptOPRldSlXEVpE4eU39W7YqVBw96WsU2JQsRqtSkYqEoaRFAhhK2A42GXZrgBZEHKEKA+tfCUovBTr+mlUcECIoT8hBk4PrECBHBTi06AQv3n78fH37KoeEpxgV5FzKsDNAjAGKJmwcc7ewPCImfa5gAYeJTHpMAIfyVIOHjrkTZPAaE9Xzjtjw5THrAXdrDw0kEHqy2pcj55z8izXHT/wAyvTYNn/mexMMalUdazwlM/Mw3vjORH+XXbj+73F+SZ/PRIAVtA1Kl3UOyUbTcN0DIJ08+jdGGH1X6PVSRVER4R8ISzi11Q2jyeGabUkRU6JJO9vjjnREF1OBdCQWU4B0HBHBA4Udm8UfEVUotdRM9UP0zABID/EMRPQeosKNTPTL1T3IV3ZPAETe0oASQfNjgD48UIufEBEEUIM8mRPgABRIRaMllXLE5oYtMSjGwQgsbqLAlk1QRkRWcSlnABAgJ3ElUk0R8NYEND0wnzwINsPABl0n5Y8OTToh0TxEMCOTdPwxkiqdYXFWUHBJQAFACXgM12dQUOqUgwyGCoNmqqJMCAQkkKBR8sACqPZZI0Et5TPCCmGz1mI8/jxIk6pc7XFKsdwsQQUBBZw1QaT2mktVjCRlA8BBUyaXgjjMWdNUjBju89qutI4SAShZrykMABXlElFxyE3SiwafylODBCBKddaEYuYSBU4/yUmBcRBZZtIEDhyDQUo8PZFAASyI5cQAMFXhwAUjnorBvS7bSs8ELFTAQ4kPGFjDDBgoQBaRFSEzgAxGxpqpUPhisAMIEZN1LDygBzFBJAxiUYAQHgLEwhC5IoJpgHqBMUFgPWAcwAT5RQxQQACH5BAUEAP8ALM0CVQQsADIAhyc4TeLi5K+1vh4iNK7CzD9PYZSxwg4mPFpdZypgh7vN2MTEyNDZ3Onq7mFqeWhxfE5OXHx+jO7s7HaatKiorkl1lCYmJCE2Tdvb3Qo+ZLq6wHV5hBkZLDdAT4aGklaCnAsiPGaNph46VDpqjNri6QZGdA0pRFVaZ6q+zAYsTBdReTVmjBpGZBYmPAo2XIeiucrKzKGiqZmbpNbW146OlGpqdB5UgH6etM/P1EhYbBYgMAsfNBouRBIWJApGbHR2fBQwSFqCnJaWnDI+VAY6XKKyvG5ufA4aLPL1+Pb29Pb6/CImNIKCjH6CjA4WLI6SnIKGjO7y9w5GdApCbIqOlAouTJKSnPr+/M7cyHKIqICEgK7S8MDc1IiOoOrQmFR4pLK2oHhGfJK0cGhcoDw2IJi+rFaSaOqgsC5kVMbc9CKIgJxcXFa0kFai6E4+VKqkmE5GdLq60EBAUFyQqAwuRE5maPbozE5spBYaQDxQTJCMoJiuoMbK8DQqYA40VICKoHocgJCcuHpc3BISIIai5OrwoMbStIB2bNLgQA4IJODo9LzSlHBcdHSiKLqwxBBGaIB2rBxQaE5epAQaMCLQgAosEDw0UM7E0OD44DYSOCxEUE6anIBgjHKSbIaKkGCMjJCSZBQSXAweIDAsLApSeLikqK7ItIiKuDRkrC5skF5saC5kdNhAgGBGYF5skE52aF56fODY9Gh8hFaSxPL06Cw8cPz86HS0jAxkfLygeLKkzA4aDFZGnA5EUBIufA48SAo+WBA8WNKgMDQ+nHTigAw0SHBqUDw8cCI43CxQYApCiBI+pP76+CosDCJcIPz08K7axCISlIyKgE5ghG52aJy</text:p>
      <text:p text:style-name="Standard">avE5gTAo+IApQUIickODI5CQ+IB5kkBgWILzywICOiLyOyJyIrMqutGhyqGZcIIa0rJyShODQvPbQ2Lyu7GCenPb40ODozObY2ApCeAo6XAo6VAo2VIqKlApGfAoyVIqKjA4uTA4uVP7+9ApKfApGdP7+/Pr69ApKdPr6/AAAAAj/AP8JHEjwn4WDBwsqXMiw4UAfEH2UgOiwokWC/TL280HKx8WPDidO1CcRpEmFPkjqK6FSIJEdTnYQOWlRosqS/4gAyBYrGwAXNB2SFKlPn0B6Dxowk2CEXtCGI1WWEGiiSZJ9zKDce8qwqMiUAqswebZv3xMgU7kWHJlypUB7nsruk2dPLcqVElNOhCtXXhW7a9um1GvPQ197YAH/G2pzpD15fU2IVMxysFQ6kMt6slfUMsmnQ/GONBG3LN0SIHakKDFlMk22nYs+7rsDgAcBRgCkyADiCIiZJvXmFcnX9KANSPYF+JHiAhQcHi4A/xi1Lcni+zxxoFJWSQQnDzAo/39A76Xv6V2Hiy7cl8OTsv6aOGHib58/KCAuyMNABQB6hazpk8ANDCQ3V2bZuVcWP0wMgqA84AUwnlMN6aPCBCTUJ5cHDyq4zzNNcABFXz0woYR9UNTVkA0vNLDPFUqQoAAKDpQ2l4dKyPfgIDbS5dAXDNinQAUlFGlCFwNp94RA/jRoo3aGmaaiVwUZQMsVQ5bgTkqFDSSPe0zKF+VcToy52T95DTUQCv4gQcgqUj02kB46WCEQM1/S0J6eUsbGlkcCwGhAArF1KRADFMwwEKIzyIWDDDgc9lVnLCVggBJKcFHBevJYJNenUloX1UohkCBBAyiMMJEPJnRaEaifbv/2VV4Z+SDCBQN08AMKQaigD2mewiolmkUVWxQReVCwTztQIBCDAkGI4KpDwg4r2nAmRJDEQDCcgMAlTUzbULVzTWmZRFVkse1ADURwAgQeBCusJyYMRFRK8cghQEHPxDAEDfLCKs9WA4UmkQs5LKDQJQpTS66PBBlcAh0OYECTXP/AeiZBg030SAbZNnASueUCKJw+LrRAw7ofkQxxQRCtNJFOyoJEbpMqAjhgCL7GU4ACLZOLxAbFMFTCCAIoQUAQNtjjgKKvkoyBAxQulAoBJ+7TgAAnRCBB1OQuUEAGDrX44osL1CDDPuNWm/E+MlxAtkMr3JAGLfVp8IMGC5FwLNfUQFmkklf0VEyQ358KcUFaF+UlUQsbuIj4pwJ0kAJNJE1BxAFGiDf5PhrkEDhXGRwAwQKI+0OBJvRMAdgU9AAgj+Sw+rMAAi2MrhgRIABgRAwL4DADDgL80IEOKbiuWEEZpLDDDkdEr5oLjBcUEAAh+QQFAwD/ACzWAlkELwAyAIexxdTBwsYnOlAqMkTI0NXi4uRga3vP2+RaXWceIjRRfJx2lqwwZIno6+46PkzQ0tOmpqwjW4EOHC9ocHy2tr5WgpwhPlQiKjiCorQKITgaGy3q8vR0eIQ8T2K+vsSsrbIhNk0aUnweS2mGhpL1+vsKPmTb2905a4qKprw0QlRCdpSpvs4OJjySmqRHU2duhpSiusTu7u99fokPSHSPkpwNKkTA0tyXr8QGLEyZm6KqwtEGR3QKNlwOTnwGRmw0TGTY4ugSFiSioqnW1tfi6uw+bo8VMUqOjpRmanTGxszv9PaetsRUVmRwcHwKM1SQqLgaLkT29vcOIjwWJjyWlpyCipQORmwKOlw2OkxmfoyCgoxydnyIjpT69vwWFiwQFiwKSnQKQmyGipSChowSOlR+gowKSmz6/vwKLkz++vyIirh0oih04oD26MwiXCCQhJiqsMyAcoxwbFAOLBBOdlgSPqQUElw8XpAELDAiiOTYQIA6UEwKUFDg6MwiONz8/OgMNEguPnScXlzIprQEQFBebJASLnw+UHhyoLBwSnxWkLy80phIdphOQnDMzLy2rMAORFDg2PS+3swGFjj66OwOGgyu0vSIjqC2uNBymIxykmiGouSuyLwGGiAi0IAcUFAOPEhOdnwqUGCAYphwXnxOUny8jshudmjm2Ng0PpxeenwwZFSciKz20NhOZGQKPljgyORmXiBebGiu2swiiCjqoLCStHAkaoB0tIxWouSwosy8oHjy9OgSiIw4ZHROdrB6XtxobKiQkmQ2EjjG0vQEPHAsfJBcmJSMioDOuMQqRFSAdqy88sAOCCQ0lKDq8KAOPiA8LGAiPiBKkJQiEpSAbGzS4EBOTEwKQnickoS8ruxWsowkZKjq0JiAiqAKQojg0LywtJzIuKA4ZKwcPngOZHwMLkQ0fLiYrqBWkGR6HoCAhIA2NiA0iGROVKDSoDCcmrxciIT2+ND+/vwOLkwOLlQKRnwKRmz6+vQKRnSKipSKioz6+vwKRmT+/vQAAAAI/wD/CRxI8N+OfPcOFlzIsKHDhfcQHoz4sKJFhvl8IMyY76LHixHz7Qj5saRDjhE1+iiIg8UkCYRMWtw4sSPBYgJaoGohAIfMhyIjJrxXENCEAvMacHDy06HQHdgoEqxRJso8fmNqNG2IkmPBGmP4zZtHw8iOrRDzcURYkN6IsfP0oUG7MKjEtQlrXIKrTytdgiFrplTrlu/cvwM5huE4UmINfXzpIU48eKPIqPTEzPsXF01Cr2g/39V4LyE9yJz7FmORoUaxMGjnkWgAQEGPiAcR+h0oQcAICltAXBGRwgGSFybhntFxwsfIz5IJfpHB61+BCSwsjHkwIoWIkjaIRP8hseIENh8+ou7YLTAIF4FdykyagGpeAQ5krmR4GfMhtnxFbHJDc1FtFN1AGtAgED9aBDEGCVeNIAUI+phwhADFPCSUFWYMhtthCCr4DwkNvjWWGBIcZd8ETJ2kFhh4ZeSDWwOJ8c8RC5YRhGZj6ROEFhCeMYI5Go6k0UbO5RPGaQPpkyB8OpoYVxBS9gVUSJ9ptIMPIVhgo0BiPPkPPlHCJQaVZlogUAOyFZTQllZsdI8PRQBQhj5NaoDjP/zoCFmPQfwZlwz/nKCDEvNEQcxA6L2ZpaFRiDHCQFwkIGIaTu7VY4J86eNcnYjOc8YB/4RgT00IRYCCEvyMgKdAQ0D/8MBAD3zwAFwEUHFrj2Mo6UMET7A5Fj82VDDDDHcpcMA8QEwwaUNwRSutPgZEdOwORawQahox3MBAGGH4MMMCDXSxwg+vMiTtunF1YKSW+agAQKgktDBAAhpYgI4SGyxgRLoLsSutGEb8I5Ja+XQ4QwUEnOFBEx/YNwIT6MSQhhhfqiswXzYGds8MB4VxwiZc7BMFrUwkQoAY+zi0MV/PWpESaWopYIAYShDUwDoCXABwQS/32EFiaz3HQBZbUFAQCRBgsafGL+tTD2B2ZcTAEh/I4MhCBCQBbdBx/VAQkiIpQEAMOZRhwkdgzyOGAQWFwJEPhpJwRgAucNCAR23r6vMsQQToAAAQSpyRFAYiQHHEyRb1nTFBys1DBAoR7MCDABBsVhHYrb6nrhLEDKhRGNg44YIHm4OthAyiNLSDGVbAKOc9aBiw9tdgm2AAiHUhpOVnq8kQA+5Be+BCf1yphSVCV4AgBD8Btz1PDiBk+NBI2KPkRAdKDyT9WLq3WJHylo1U+9rfw0VF9R/NvVEJNciAVPoUpOCTSTRFdAULTZjwvQcd4MFkSsACJiSBcxBIgROIMhkf4EAA+hDWuvgRAARM4X6TGUhLBtAEIQRgCEOoFQccIAEnwCaDCykGDvYjgZe0phgMXEhAAAAh+QQFAwD/ACziAl0EOgAyAIfGxskeQV6PkJlscX5Oe5p2l7FjbHt3eoXP09anvM2GhpA7bI1YXGgiWn8eIjQqNEghNk0SFiczZ4pFdZSdn6i+0NwuPVGDobQjKTkeVnzi4+RPVWQZGiwKPmRWgpwSJjy+vsS3ub44PExDUGEKOlyBhIyxxdOoqK4WUnjp6++MqLsKJjwOHC+WssRbhJ/2+vvm8vShu8wKITmvsbcLM1NjjKwGR3TY3N8OKUTu7uxCVGwGL1Hg6e/D09ySlpwSSnTO2uBXbX+assRihqJnjKTa5uwKNlxGWmwGRWyqwtC2ytQaLkR+foxERlSftsQTL0c2RlTW1tfe3uQmOkz29vUOIjwOSHQGOlyWlpwyYoyUrsAuYYQKQmzy8vf6/vzu8vSGipSKjpQmXoQKLkwKQnQKSmwqYoT++vwqXpCKsLgoZKgMZHxatJAGGiQuUGBOdoi8sOwGFjwWLBC80pgMRFB24oAkXCBSSky2psA6Ejh0iLBaougMLkTg6MwgLnzSoDAcPiD8/OiKrJwkEpSsyLx2oihSRHDIqMSIirhAXpCcXlyeuvDQxtRuaHzK2LzKxrjIsKAOCCRebFDqoLA2lKBAdoCMioDS4EAuanRoXiC8oHi8kMhOYpxaSqAsWoAoaox+dnDe2PT89PCcmrwwZFRudmjE0vR8XtwUQFCciKxeenyKvKx6suQkONx+YpBakmje0Lyarrx+bFSAjog2iGQkiORinJzq0JgkiChaksSItHAOGgxALmCs0vSQuuRkSmSIkmQ6NiCckoQMLnw2fLguXnB4tKx0koiarqAgUlyavqzYQIBAgpCWqOQufJDq8KBObHAMUFD2+NCs2sx+dqhAZKw4PpzeyOQWElx6SnwUPqSIkOQk0IDy9Ohiioy62LwOSGgSiIyUqLx8HoCIjqCwsJxkbKj00NgIQoiAiqC88sBebGieqLwKSnQKRnT6+vwKRmwKSnyKipSKiowKRmTy9vwqXoTy9vT+/vwOLkwKRnz6+vT+/vQOLlQqXnwAAAAI/wD/CRxI8J87eO4OFlzIsKHDhwyRuLMBz4ZCiBgzajyYECESjSBDLqxIMqHIkyERHqRoMeQOGRFk7ED50J3EhBc1kgiARYOAADRoNkwosWjIMQM04EsxIKjQhRwRIjzKhAo+fAryPV0o0WLXkPlKvLsq4MnHrQOjdjyq4Co+eVrRpu1asqLJh/nkuZU3Rm5ajis5SoRnr8W9ekIK5gOzN65fm5ADS7VRuEs9LWYI5mt7FYxjuSrrek1Y+HAse5Dh5d2Lw69Alhwthqbc4gtiMZCRLN47psOONjg6bLUIriM8JEgoJhRjuN7pkjgYX5XHwkKJEAMg7Oggo40MEiJV4v+0KNlMC8stUN9cPT3CgS9LB+yAoACBAghXQgpGMtmju9L3xIKbR7t1FkEYV1HBRAQGSIGPFE3tsAILMkFUAwJW4UMFAkSgQB5tlglhjw3rcfYWBwJcJUoJEYiFzxklyBCAAlEIcAACD73ghVv4eNFFDBJUZIN5tmmBGonusHdiivi8wKKJ8mDAhFIaKEDBQ/jAYEIBF1TQxRldPEfbPVSIqNICI0iHDxgoXvXOk3txMI8oL4JBykMIEGCFFTZYUQMPZ4TiAQpIMHdPF+mR2IAKB+g1XZv4rBiBo29FYKICrTnkAp9kIEFGFk5Q8UUaGfzX3Gk2EQAEGGrKA+kLbFL/Csakez0hEBk5CSRBRwchQQQP75iwAG22JfpDASmAISuk7yjAAZSWsvaPsAlJEMNAP7Tjjrbb/olPBRNwUZpzqEmQgJOUCsCBD3EyuSRv+NTjhARISJCEjv/w6BY/+LwDrqmH+uIJEguY8II8aiJwQhRX/aMwAm4hgAXE0+VDxRk8uNAOARWM5dZAPPo7galfUIHqBBWcgTCPBenr8pr5IODFZWhIYMI7PGjhQg081zCEz0O4QEAG8DCXAg8XbAFPwbDO8/LTLsuDgxP1vJOABOa+kEIBSFgBDxdWJBS2TRLZE0QTGGAQnLnvKAv129P1RebVGYjzxQvKoFEGUbnh/+ROACPMcEaVDwRwQRf/OA031HDl24UKRA9RBD6haLxtO5i3A8/mCNFQAhUDAcDACCHMo+biUff1DxAuJLTAuV4AQQByRZmhQgwTSOQ54gOlUMIGTSiOetSOlRq2B0DseE8PxuhxgRIwvNDDBPr8TXpBVFAggrvD8ygPAwQl1OcQQLh1Ro/4/FNPAgvgakYQBwDQMgAAdO8yGGEUhBM8W6jAwwtXeQEPTOACD8GjHfZQgQ8UcAOC2O9p8ihBQaQyHr9xiy424EIHPnCAFIDsgcSDinL8M5gRdoREV1iCAECXLxDqiy8MsctN/BOYGSZkBxZAxhla6EI3leAzBJlNVNpkc0KOtIMGOgBBD3nUhQOobiEsmQyvoggZluDAADdY4lVuYACnxJBvfQsNrxLSARwwIQdaBMAIZuIQG85GhhM5jk2MAAEKnK+HWAjAWRwCx5uoRTxSoQHpesjFJz5EPH0bTVEm8g8kjAGLLsQCBISjEf4AhoJjHEgZO/jAGUCBjfqJoiLdsRASfKARDhqeEjYAStcwZIMbqB/c3nECC4yBlK5s43zkkYKnvUN0VfBiLh9iBBk8YAAUAAACooCAGRxABCygAReGCRLfyIAFLIhAHFiwgx20oyEBAQAh+QQFBAD/ACz5AmEEVgA3AIfq8vQ9UGNmaXNYW2QpOUwiWoCwxNJ1mK08a4sOJjyGho8eMkq/0Nzi4+SoqK6CoLgbHC2Ag4u6u8HKyszp6/DQ1NaGp7xSgpwKOlxLS1cNHjScnqdScowlJyzY5Oihucypvcw2OUgcHSJahKHa2t0eVXxtkajf6OwiIiReZnFIdZYGRnQqXoQ2aIoTFB5QX29qcnwuLjzK1d5TfZbu7uwPSHTExMd5fYdqhpwXUnwiOlTR4ORji6Rki6yPkpyvsbf2+vqipqwGRmxHV2lxc39ihqQKNlwuVnROZnwSKERmgpSOjpTW1teOqrwVHC4KNFOqwtD29vegtsRubnwKPmQ2RlgUFiyKorx2doQyYoi6ytw+PkSSsMQUMkyWlpzu8vQKSnQuZoSutrwmXoSWssSGipQuYoyassT6/vwKQmwKLkyKjpTy8vT++vwKSmwKQnTG0vS+2Ly8jshykmg4EjS6sMSu2syeuvAiiIDKrrQuZFScmry8ruxKeKwEPHBmaIh0oii80piIjqDg0LwMLkSQkmQKUng0UGwaLiDg6MyuyLyYtLgcQHgSPqQSLnx4HIA0ZKiWXFxWksR04oD20NhylMC8oHgKPiDy9OhMPlR0tIwuanRMRnRgWoRYXqT2+NBMXIR2eHAeCCDm2NgKUFBObKRWtJCWqOSckoTKxriInJC4pKiYvqwuXnBymIzq8KBWkmh4XNyytqAUHiB2XpA+XoAi0ICciKy88sAiXCBidKTWQIAcUGgWElQELlT8/OgKQogiONxyRnwMZHy+3tiypMxenJzg2PQ0PpxcRmByoLA6UExiXCCAiqBgYkyQuuSIiriStHAqLhB2alQeGgzS4EBMYkyYrrzgyOSu0vQkQCB2dKhWougICCDq0JjSoDA0LGAiEpDqoLD89PCMioCGvKxgaGDM2LxURpx4suSGkOQEQFA8NiA6PnAIGhAmFiwQRmgOLkwKRnQKRmT+/vTy9vQOLlSKipQKRnyKioz+/vzy9vz6+vT6+vwKRmwAAAAI/wD/CRxI8J+/FfL8ySvIsKHDhxAjSpQoL6G8FQonatzIsSNBIRcVyhPisaTJk/8sHsyIsqXLhyMrKkT4sqbNiiAxLrTJs6VIhQd7CjUZE2TCoUg5Go25IqlTiistPoWoZECMARJ66mRqEePUgQgELGmgigAVnisPgqkxU6GQFTn9JX0RoYE+CkTU8EwYVR4YpkLeWBQid+iLMlH0tVGg9yZCnP6MGu1bcSTNmgPu9dOnz0cXkjXllTAhIwoafVFk9MhhsaiQFlwaAOFcM4AgzvruJeGJAERi3JzZfGixAqHCEgc8ANdXU4cC3GUa1zQwm4KBAw8YfEHzhQyLGivAlP94QEFfvxNQDpiomeT2v9xdeH7RJ0MFGH9paphQvmNE5BU8eNBGPcNd1NRL8ZSB2z038ISGB0Ws4EZCQrDAShRsNFGAPAgY0E8UUmRxEEg1xXPPgmXwBMRwCKVRGQ4ntGEAAiuM4AEaFVwg00glKsjZPWUwEcEAN+DQEgUHgEcYGEz2cEI/DKgAzwEUAAFFCz/t5BIhz/0Ywgvk/ICFADi0ooEGVfzQ0XLL/YNGlGZcs089XIyBkXElnshZGRpgQYM+DSgwhQAKVKAAEUxwxGZB+kTZAghAIPlWQpe5pIae+ijgwhKcRXFPCAqMAmgEQUwgQAgCTDBQPftcU9AJ1/T/UMSsPdTKQw8jqFBCFqyMA8ADOaRhnJYtJbggBD5w1o8CEJQxWz/3pDBFPkwsEQAH/5DBxj7eaUmBCX9VBI9KFwkxxjVsrGjGnUG9lISPuTmRrD7jlOFEPgvGoIBdDcBgzxhksHoNCysUYME/K2aBz7jFXXRRDfKkYcIJb6rgz081XbqgE5zqAwSzXeY2iwKbtRFBPCwELNwYkdmozw4RSvjXX3C5NYMMaNDwQAlvGFXTEPDeg6yyzAZtRcj3oKzyNWOM1GEU/dT3lz/wrDCGBVCokFAOFvx5wgNj5FTTYRt3vKwTSLuA6T1qpPzFPs+wYDMcnH3BgAU9PGDAdlH6/wNGGh3OBsQOz5jwwNhID22eAiKEXMbRCwaQbT1RNCE3QvrtcJo+m3O2T4E4tQDFOPrQg1ttIa+heLzzsg5digFHcY0ZQDHJAhce7KOsdSPkoFDV4eUwAgMAbNYPe/Ay4QATuClfAW4TbDDBgvcI9BhOMkXWmsNAhaSSTixZiimb5C+n20BuyYSQcQiBBNSwRVXmc0dC+JFGQe+Wrz9w0RGUPrnkAl/7dhQTSnXkCU7ogBOSsI6BGGt/+0taQbAHkgpyz2HkiguljrIRXxziB2g4gQII4Iv7PRCC5WNbQbpHwPSlT4Micd9FOPKEG/xGHxMYgAaokD8UpjAeDAkJu/+GBT4CDpBS4ZtIPGwIHApEYAEaCJkPzbebIG7vIF1ZyQC7txTQaMQXAajDcqKwgRB0bIrL6V9DhPg+FmbQezHxiC+GYAM2TaCOaDQfENf4viwOEIbYS6JG5qEGAZAgjyhUoUMuuBUWiuSI7fKIHxJwg/IgUn8ShElf4nKnmHCRWB7BwALWcMNLUjEigyHgjtK3lZb4ggAOMCWb+hEB6TzkMVrUHiBBeZInBEACsgQOG25gS4g0sjKtad9NnmDIYHKGBCkwglLYyK7C8GSSEfhTMG0QAAx85SSi3IAzN7AAL37TIyLIADBNSQIBiOCcKBGBAJh3SS904J3wNAkKRFBVSUT+YAv4zKc+XTCFQ05RCxkIqED1mc7pQbAfDmCHCFCw0JbsMwb3sOQsbTAACCi0ovF0QQymsAEbMIEJFRBTCEQwUZDyZJ8uiKkLROEOF6CAog0JCAAh+QQFAwD/ACwsA2oEVgA1AIcJOlyxxdN6m6+Do7hMVGRmjKmanKRwlKw3RloTT3h9gYtscn1kZ28qPlSkpKwSSnaqqrANHjObtMbO2+QeVnwgNEy2t77c5ezj4+Z3eIOPq7wmW4DAwsSCgoymvsw2OUfC0dpDc5RbgpwNJjxGSFLZ3N9SXnQpLDeOkJhKWmyWmKCSkpzLzM8yMjxqbnRUgJy7zNgiIiSutbxLdpfu7uw8bY0GRnQuZoj1+vzq9vTk6+7Q1ddyfozq7vI0ZozFxswGRWwSFiULR2waGiYKMVC+vsROTlRNfZfW1tcZIjQWKjwqNkyGh5E+PkRaXmwKNlwOFizy9feiuswGPmQKKkQaHiXu8/UUFBz29vT6/vwKQmyChowOSnQKSnQKQnQiJiwaHhweIiz++vxAiOQo0IBQgoQ2THwIQoh6mJCAWtiOiJCWyMTsoLAUiKgiLAzm7uCgeKBChJSMiKBmkmQYPqQsiChemLCOhmSQuux6hqAwEjSYrpwyiKAsONwcGgyKhpC+8sBESKAiPiBKfrxKlqAkFiwWQFAsLCQmLnycyKA6ZmQQNEwUHiQEUnjUQIAKLBCEiKCwyrx6WmxuWpwkMCROMFxmmIjM3sDOxNh86rBqfqS2tpweXCBscqAIGhC2pMxkYlgSLlCAtMDOrrRQiK</text:p>
      <text:p text:style-name="Standard">CAdChEaKA8WqCQunjU4EDg6szOzLxQYqAiZKjg0LwYLlTy9Ojg2PQOLnwkKBzAjsjAoHjUoDB8dJiw0vSgkoT20NiWWoAOUFBsYnQsEpC+0pgcCCAKZJBAiGSw0Njq8KAICCCAJICetLD2+ND8/Og6MGhKSiCEkJj89PDG0vTm2Ni6ttAaZICIjIAYFDiOjriOdIxecpTgyOSw3MxmfrwKPiAmKigcFCR80DCArpyAhuS+3swELlSEyLQ4aKw2VlhkUGyGdLRIEjREMJgYZFTq0JjAruyOtsAQLkQmUFhkurAUElQKRnwOLkweHiz+/vyKipQmJiwKRnQeHiT6+vz+/vQmJiSKioz6+vQOLlQAAAAI/wD/CRxI8J8EK/ToRSnIsKHDhxAjSpRY4IJCDzWATNzIsaNHgh5w5AuQ0cbHkyhT/oNBr4eALjaEqJxJEyKIli9txKzJs2cAHDhIArnXsyjNAT1aStjQxahTlCEC0PuXBYSIpxvDjYBCQoZRIUdA4BCjEKvEKQ1QXECxgENRIEB8HExoNiKRBRjovWHCo+i9mGBhYElIT8eAugWpKBgshgmBokLuDb3H5QUMHAl7LOVy74gzs4s65EuI4lWCnjHvqYaboMCEhFYGULj34jVWKnII1yNSVMtfIXAp3wtxmZ6zF10K6CBMuKc8JrqpFLUBRKdqITZUiyiRpccBISJi4f+YIKCA+QI8EUBPWE8e5Hu+hw7FXuNnlKW1s0x4oUWIF5k1mcCMbu71NN892CGYXX04WKFBNPUVVoBO2fG0QD0EFjUAcr9dZ8N2WehwgBYbaGDFSDV0oSJPCqxHTz1UTEFFBA1IMBMMPQQQwgM2eDEUcThUNUNktSkkhQ9aaFQTExiyRyMTFizgAgs/EBBBBFN4BEIWWfSjAwgywHBBkPRcUMADXHhBATXLZYGBBwfwVI+L9UCRASz0YFBPBgswwQITFWTJ0UFZ0ENWQoWWKUACXtighQ0lJpUoT0zqFgQKCWHBxAd/5IXBAkSE88oJDKwSkRZyTRDFaFlYscMAG9j/kKZqCHIxQwDLTVUTJE2+yAim9OTDxDxM9BPsFk+WwBYLECEIhBe0/pVdF5FVm12HqvHUDp1JrEBWPgoEQWcEC5SQ5wLhCBSTSQT9FtN862Inb2qRxcvTc4T9EcQKCeXTQRC91inase5NJu9ACSacmoLQriuZggjeG/AQwDYTLp3iEuhhvdj9Ay/ED9ProYIJ3sstsDj86yITQfwR3cMd/pedvB0eGG+PCfrWcU3y9MoExf2GG3DG7MlD87wg+wixvI3OG9lQM/NERa8odKtbEhMDSw8T8qzmLtPAbfwXyfdAmyCCD5tMGBIQ7LB224SxoAILGVpbNsczXxuT0l+n//axxMwFLrjgu/2jMM0OM22w36qlNjNRHsEl6EBTD2454dIZnrfXJPONeGQwwwsgR0QkYToVAAyE7+Wsv1ig5jJbK/PGm4vOMOQbPYGADGJgwMQS4WjxT+WtX144wo4/evi1CUO7eOwdEaFAFHEToEQ4i7hYPOYF0XzdwzSLTi/OeUc/PXM9dFBBBC5vP3h7BZV9M+eOYzd74lGTjoAFgWNhwAdacx9zjkeQp4ltaeQjm9PYRboU/EBwVBIg9xjiId/ES2kKg9jicLcRIBCBAeaSYOvg15B9xGAf+/jCCU+IQhWicIUmjOEKTxKDIWQgKSI03hAe8kIU9pCFPgyiEPT3gZIwxAAFg8nh+6rwECAC0R4/lKE9VjhFlYChBQ5QouD8xUQexgCKMgwiGMEYRJrggwRF0CJzopABfESkh2CEoRxNOEUiziQG+AChGhNSAgbs8I093AcUyehDMPYEH/hQAA32WAQjgGEjUJzjF+VoFDCcwACHUqIBDhGDjgyxkHZ0yhBIwD8l9pEbiOFJDPSYQxWc4JGppAkeM5AXCVrgA3+MpSyHUC4BFoEEsNRlTWLADQI8sHX5cMAHwNBJYarSkmrI1RY54IR5BNOZPYnBFU6wAAdwAAlIYEGUEMCNITQTm04h5hWuEAR2XoEbfghlQQICACH5BAUDAP8ALF8DcQQqAC4Ah2uNpEl2lp23yCkrNx0lNmJibB5UfDg6RIycrLfK1BIWJGVmbC5mjH2BjDdDVUpLVDIyPMjIzIKCjDpKXAtLdIKivOPj5sLS3M/P1Gpwe6GjrI2lt3aZrC1ihlN+nF5+lA0eMd7q7ApEbKiorr6+xFJWYpiaokhedNvb3dTX10ZGTOvu8BISHPT29CQ4TAo2XA4mPDpOZLLByY+SnAZGdCo2TM3a5FpufGJoeO729Le3v8LDxK+xt3Z5iN7m7D5ulI2OlGKGpOTs7DZqjAs7XwZAZFhebAoxUCIiJBYyTPb6/AoqRB4eNIaGkBYWIBoaKhobHIKGjHJyfBoeJRYaLCImLPr+/HiEuFKCIP76+HiYkIaakI6IoDQ+FI6u7JqIkGCUXHiGoCIeKCIkDEKClBIuUBA0TEJwfBAuRG7osN6ggAxcdCASiCBWIAouiCwmJISIoFZKaCw+ODhAaMbGuCgwJCYqKIrQMCxQjLamqPjo4DpWjHZ0mI6o0CoaMK6GjCzQgM7UmG7EtApAPISQmBQGFBpyXPDwoDiC3Mb03GiUhJCIkFg4bLLOwM70nGSstAQcPA4cSI6unCIKIGpohLS00CxAXAxWlAYaFHh4fFhUkKrOpBBEfNSwyGBsqCZyrKDO3AxWUI62wAQuTPDQwM7G8GB2UJaG5Ki4wIqGkFiUmApAlLC4nAomFMyQzJCEuA48fI7KyEJ2WCQoHEKUfCAYJPz08A4KNBw2iOjk+FhIHG64eIqMgMyw8DI2iFgWUJZaqO6gzApEgDgy0GiapLCmzMSoyAYKFMLi5FRaeAxylHJ4hM7avHx0tDQKOMywpPz86OjqzIiGZAocYPj40B4+JB5CXBqQgIJ0jBqCJJaahN6gNGpykKDssIqAoJR0oHiMiJYkgOju4Kqy7J64oBQKWN5AgNjGyLLO9Ao6FCoeXCAeHG647N7gQNjk2KC8eJZ0KIqKlP7+9P7+/ApGdIqKjApCdCYmJA4uVB4eLB4eJA4uTCYmLPr69Pr6/AAAAAj/AP8JHEjwHw16NAD4EHgGBIgSOwpKnEhxID0R9DqIapEDwZwZpExkqFSxZEURNEQEuODPx40M7uYJaTLDpM2CRWhQALBCCaoYDVrM89ekwc2j/+jRYyBAyQoOZiT4mzdvxjIASG3So+DBhpULAfDFozov3rKsNnVyENJCVIclXMjG64HWZIchqKz4CMJpXxOyTejWrRjAg48WCYbQ2zeWqtnBFTlUELJigwEajOUKhiwxwQVbPgIIo7GkcdmrS0CM8sBZYC4fKwR0sCcis+MHOKLokOIAQYQMDgaIQNtCiRAANHKW/ke1CZMoK+ZZAF6iCYYoRrAiHZogAI2DYpmX/wWxiLm/BiAyoJDeRMOFBQcWbDDp1LI9nYzFx3tSc6gEFg1MRdQCGdSTAhAuFFHSVgddtFgT+lFR0z/ngZCKfulZIF0GRyzYYBEUYBZPhBP689+FjrEggVBZRLHEgiKAGGJtEDrGn0AtSHALEALN04SFcu1TkowN0kiiQCYqACFz8bBgWjwdVnTQQSg9GCGPFDagZI/x7CjXixVRUIRSGBVhRo3zAEHAhGVNwSYQVAARZEk60QMifkvOg8EIKfSYwggY9IiBCRjIFSVFDoZ40REj3kTWo/GAmRIFBBVh6YxKLefoo44J2aBSNPxDBAgDEDDKC3ZS4NdRnDp2xJgoYf8UowM8+INCEzWMglF+m3IaKQVkznhEUFT9E0EJMBChqU2tlrXPnbHSM6xQ8wi0ggQEgLAks61CGWyqo0ygQ7E4auBAeb1C+uJBICol7QkRVEtQBBGw2q2QIij64RE4oMBZs1AKdM/AA1dxzzpP9LACZAA/MRASA0M88DpIANHCYA0TJPE9EFehzwAjyLtdq/5E4TBBHBMMsT4PkIBWsy30UEtB/ERM8D1QLODvyJyisAAUEiFRc8pIIDFFAwvbyykJD6wzEcdD84PExyaIbFKzJgyABEU2E7yOCjqkS5bPM1ekMtS16Hw11vwQUBLUNxOgTw8WlNQsDw6U/TbRHK9Vo496FDW7wwN6mzTw0APr80QJ8RLUrD8jHADF1kdBbHnEUAwQT92P72BELVMMdvjN+jgxgBQa7IBBChjw0IMDTkze2uUSIwGFAiw4wULuYzhBuUQBAQAh+QQFBAD/ACxmA3EEKgAuAIdGRkwoVnw5OkSCgowKSnQ3P1HKyswNJjzU1dX19fRpc3+qwtRjZW2OqsA8TGBobHlLS1S+vsTa2twrLDeZm6K1tbxuipw2Zow6aozj4+ZagpwyMjwSEhx9gIxYXGgjN08KNlxGcpRNV2fDw8cdIzR1eowNITkKO10eNkyPkpwSFiQKQ2zOztSkpKy6usSNjpR2eYQqNkwyRlyrq7Gtwcx0foi6wswSTnQKMlEiIiSGiJHr6+xSUmSusrQyWnQGOlweLkQOGCxCTlze3uTCyswiJjQGRnQWFiAaGxyChowaGioKKkQaHiXu8vQiJiw4JBDEqMgOYICCdJDUsMgSLlCQjriQiJCOqOx4jriq0LAUCljw8KDw0MAKJhQiCiAKQJQKRIBCkpCqqOig7rSaiJD4+NAqHlxOYEg4NNDMsPA0CjhodpDeoDRghFCOqKgWHCg6ZJje4ECUdKDeQIAELkwQLkSYmoTuoMwKQDhqeKgaKiDCyNwcGjzU2Lw4hNwsPjjq8vgiJAwiHiggEoiWJID6/vgQNExiYGCEiKBYTBwUBhQwYJAahFxYlJwyNohShCCKjICq1OAsJiTMsKTO8sAOUJSgurBglHA6XJB8dLhWUEjUxricqLiqyNyKgKCImpDs5PCevuAQGgxsYGxu0LQkYoiKhpBmUGwgWCQePiQ6LlxmWEh4hKAOWFQ2YFzs6vgOCjQKLog8fIRChFQKOhS2qLgGGhTeoIBgWJCWdCjaxtQcNoj46OCWhuQOHEgqGjBkPFTo+uAOPHyIhmQQRHzO0phIYmg0PhSuhowkWFz8/OgkKBwOQFAEHDws0ICWWqjk7vAoMCT++vhocmh2dKCwvvRCdqxIWIzC2syOxtAKHGDO0vRYeHxYGFCK0DSoqMQgGCQGChQgHhw2UIgmKihognx4lpDMkMyEkJh2cIhYPIigvoSOiKD89PDo6tD6+vyKipQOLkwKRnQmJiz+/vwmJiT+/vT6+vTq7vwKQnSKiowOLlTq7vQeHiweHiQAAAAI/wD/CRxI8J8sMBdoFBL4w0QQEwEKSpxIcWCDAPIw0EgAyIKMFEM+MYhQsWTFRsSMXFhQCFC5BxnogdJBwaTNghfkrcCw4B2+Eh0S0CukA9HNo/9uEFix8h2/Ekne0aOXokMDpDYJ6OTpFIaOqfTgwcBqcwUBlRsBlfg6VYcCsiaXEmgKyCtYeG/hVtS6s+dTtmFr6N1rNiFHu1PhDRhMkQCBH1zVwrurY48IE0t+MBYoz3FTfojDipimowIMFCdOLCEhYhzZsyr9rv2XuN8AXoUywJDhQAeLJKlAYOWr8bAO2mGPpKCdQIcAHVxyP8AB4gAJDwZMdobM8i9yeG+W0/97p6OfDqHvkphAoQNBigc2Spo9K8+IPBzwvocX+K6DiuOJBaFATBkoQEdJ9hmxgjw6xQNgWPv9058K+bUVxADoJRFPSXIp+JghD4K3nIQDcGAUbfBwwM5dG+7l4Q+O4WDKd0qM2E4HQegjUFhBAKZDi43p5NhZS1QI4YgJJAHLCzumOFliQE4EI30wxmNkCnwwSdsLTGgZVpZ34cChPFNq5eCOCMyAAJotrEkbCxSwcNcS8jlW34Jn3gTWnvC0SCYBBP0Ao4J35mnTnmH+M+Sf/+BwwAQkHACjWfgdhWhiS6wwqJ0/ODBDIdu88AEOMBZp6aV92rkgjDgENdU/Bnj/cIBq+emJKg5/LtqqUPQItEMHQATBzqmIwrNEZwomi0MBFbwqUAItxKDloahuqJWQZoEgAhG9EmRAdrYWK+ZjjtkHIx0PSMDYpWHR+Q85TtQjLzn1+KMEDDsMxi48TAxUTw71OAFwPeI48UICeu2rBEH/yhtwPUxs0EK3SLGb3sIMNzywOBCQhBW7CcAATkEDO5xDDkowoG7Fl0rAABISaeywHuB0kC+xe44AgT8T1TOPvCdL4s8EFFBsErsUTJADRf/+3LA4ALgQ7p4uw1yRwyYzofLRSBchTkkA5zAPwPOIkwMMGZTEbgUC8GyS01j7w8QDXFDEbgQQWG1T2E3XRCPIGyKMYLTFLQiARD1IwT1wDuJM8ELaFo/gQT9fwwV3vE6Ic8QECrQwAgIIsGBaAUcgsTRjfMsrMBIctO76EeIgPlFAACH5BAUDAP8ALG0DcQQ3ADAAh0V1lDxMXwweNIKkuFuBnktMVLm6wTY6SKu3wnN3hKiormlve2VnbeLi5Mva5IqqvL3K0RVSeJiaoiU4Tg0mPC1ih7DG0Ao6XCIiJV5idHp6hNra3ejq71dbZj4+RJu2yTZqjO7u7NDV1jZafB4uRKKirC8vPBggNMTExwo0V+Hq7k58nCcqNMnKzB5afBIWJY+SnApGbNbi7M7O1IKEjNbW1z5SbHZ2fFJSYPD09cPT3H2AjAZGdH6SpI6OlIaHkhoaKjJqhLKyvJKuvPb29hoeJTo+TIqOlBQUHA4mRPb6/ApCbAZGbPr+/BoaHA5HdG6SrAouTCImLBoeHGqSrB4iLPL06GhyXLzywCZkVODQvJyOhLyu7PbQ2JRagBwaDBpcIOrQmDISMCooKIq67ESIZA4ukAZSdBQeJBSIqHjqsIqGkGySjCbQgCQWLL7ezAgUMGZcdHKAkFp0kCgoHEBoWHqsnCRAUAosEBZAUCosDCg0kLK2oAxCfNKgMIJ0KBwIIOD44Pz08LzSmAQuXE5+uP76+D4wZFRilBgUOJyWvER4gLyOyBQSUJqysIiIoK7ayGZ4kOrwoEpIlAgaEHJanAxIgChOdBwUJARIgDA41Cg6bIJa2BA0SAgIIFQwUK7S8FhEaIyAkIIkgHBidEpIdODozGx4tODY9Pz86LKkzODI5EowjHxabGpQbBZCdJCImMqutE4SVDKIoAo+IIq6eMbS9B4ShDCIKGSYsA5QUBIubJyQoGycqEiGkA5ImJh0oIaOuNJAgH6CoMbI4CYqKFhWeLikqGpiWGyUoDA6ULygeJyErEpKGARCfObY2CZknH6CgNLgQBIuSJSunFhOQAg8dIKG5HSYqARAUJTItMrMuGySaPb40HjQMI6GZBguUGh+aIaakOqgsCQ+IAxkdCYwJE6WoF66sESI5BosIGyKsIyMgHrGtHCYwPr69G6WrApKdIqKjA4uTA4uRB4eJCYmJP7+/Pr6/B4eLApGdCYmLIqKlP7+9G6WtAAAAAj/AP8JHEjwXx8m+nhUKMiwocOHEAlic8aER4QBHCJq3KgRCg8e+gDouMcRRYcTAghxXOkuYQwoHJpshHADxgZxE6yt3IjNEpMKQ5TkGKJRwo8G90Ik6LRT4zp9zkBYIJJR448fRO4Z+sGvacSeMQBAuKdi4xF++O7dg4HV68OWTwBYaFJW46Mfau/xs+H24cQYFSwoCbGxx5q8P6L0dQhFXzwXD3LI1KgBr1p+8xY3dLfkIAEZ9zisi4DQ4QLLejNrLoitTwyFH4g0kTEaYYwnBD6sEBjgSF5+ilcT9Gh7RQsl95ToeJDrgQ4lDggs+dcJ9V4CAQKI2rC6pb6KPOQ2/1HbBN/4ew4A6IuR5NHvAgvYCbnBQFwFASdGoGjaOt761y5QIUIOauGjAgKzLBGDPlHw8xsGP4RwTwMJJDEBDSKskYEBOzkTw2sLusSDfyCtt8R6+sxj3Qu+3UPEDnAssMGEC6RACAUCCKATRCEuyEOPPy6IEIpMzOPgZSfAUOAOL9CQFj40CDDBDxscMcEFPP74oz7fceljiEMy2NVlLyh5Dz5MWifAAkg1UCNEXnJpm5Zgevmjiv9cBoSZUL6wIg3I3UNDcA691iWKcQ4JIpd4XoaGmYIweaRefv6mmkOIGopQmIt2Sc8Peep1AixqKUEDHPIg9sKkwMG5KYp1hv85p5Gh8vNogTS8cBiZ1l3aEKJdbgmrsOs1ulaSam2152/LXpaEQCUW9OqCX4KkqJZihlqDAjXkta0IebUgQQuIMUXtlgNxGSysw7L7aah5xSvvvMDJaed3/wgrpIjfLcFEtbTOK7DAmF2baZeKwprCCQwnkY1rKYI68MS/JbFvtcAihC0hASBgSAM/TBAFE0s0CC/FAv/Qiazt2nZwFNHkMFALHehIz5goD9xqp1vWSeePUexABEEc0KCOAGucnHO8mP1DJIrWxgksx0IUREQJB8Cg9NLOCiSFPWB/DXbYGNjztRR0oD0FDvsVhEILW3P9QxED2VP23XaPnTfeGDj/wQB3DXFNL9116w023oaDXU8RCRBWkOD0AlEQ34ZTDvYU+8AwNEGQy8sP4YXrjbjodo8BhAkK4MN557hKXtA+d+9Detlgy172FAVwOBDrauWgwRQNzS774bCL7jfgcS+9AQOuM5S3PcOXPfzeh9ezA2G8q4VCAcA7dPjzo49ddj0sSJD80hKwgMFDtCdOPe3j55798k5EVDwG99euv/jH857++hFJnO3eVzoM1CMBHOicEDxQv40Q0H0DrEc9GPAMwUGgAA1cCfTEt7figU0gGCiCfnKGDwUc4AsAbMrzpne4ybnBBPxIoMDwYRIgZFA4GpkCEkywgBKgQAQ1mMF8FQ5gwxTikCN9QwISXqBEJWJACg4JCAAh+QQFAwD/ACyBA3MELQAuAIeCgoxrcHyCorwKOlwWTnQyMjwWQmRSUmBlZmyOqr85PEfj4+Y5Sl9kiqfa5e8wYohafpRJSlOoqK7JyczQ0NIGR3EKQGp0lrBZgqDH09ceLkR9gYu+vsS4ucCYmqJZXWfZ29719vVGZoR1eYPr7vASEhzS19gOJjwyaowjOVGioqyPkpwdIzIKRmwKIjwtLjkLNFdabnyNjpSvsbeqwsy6ytTCwsSessQmKTQqOEwPITgiIiSqvsxiZnQOSHRKWmxyhpwSFiTk6uzW1tT2+vxqjqxmanSGh5IiQlwaGxwWFiCChowaGioaHiUOTnQKLkwOGiz++vwWGiwiJiz6/vxYeKgiKgwKXIDMsKQakoAadFxqcpDOxvBuxLQgHhyOqNAUCkwmKihCkHzO1JgcGjiWWqiUdKAqGizo7uCQiJAsJiQ4PDAKHAzeoDSgunh0goiKgKBCcqieuKjE1PR2cITe4EAofIgUCggUBiTO2rxYRhjuoMwiGgyIhmQKSIDO9MBIQGASLkiWhuRSgiCWmoQyNIA6coBIVFQKTJSwsJwEPHAqTFQKPjjW0PT8/Oh4jIgyTJBCclQQICRofqiwyqDEqMiGmpAKHFCQjrgyTHRgdlBYMmhYUIwKNBSeyrQaLiwOdJS0ttDw8KAgGCTUsMg0CjAyXGB4mJCCdIwiChwYPEQ2JFBWlJiOyLRuuHgs0IDMkMyOuuxglFwmPDSaiJDeoICOiKCOrpz46OCK0DASVFDMsPDYxsgOKFCKhpCuhowELlD4+NA4gtzw0MDo+uDGxriEiKAodKxkrLROXkC2psA4PFiquux2dJjE4uQqPBSKjIAGChyEkJgKLIBmUFRmmqTa5Nh8dLSOtsBOSjzo6swgEoD89PCWdCjo5PgQGBxu6LAQNEhgbKhITmwKPJBYFFBmlIRuuOyWJIAiHigagiQ4MtB4grjeQIAgVCAkKByg6rCKipQOLkwmJiQeHiT6+vQeHiz+/vyKioz6+vwmJiwKRnQKSnT+/vQOLkQAAAAI/wD/CRxI8N89BxhatChYg5oGHRYKSpxIcSCJEDwMVaiwUKCIHitArEjxpqLJikRIXPBRgR+/gUg2LLhHgk6MkzgLU</text:p>
      <text:p text:style-name="Standard">rl3byfPgSuOhLiXb0mKnEj/EeHp8+c/GUfy8VwBg0BSnESEJGjAtcHATPh43osX6CpObip9tKiwb2C4eGLjPTF7MgSxGw82thXY60hceXRNOoiC0IKPlwKfwOUZT1XgiqGIRMmAYeNAxXFHPKaIwQRPEhm2Cqgxwi/jDRk2RPgBYbNAHw0cSO0p9sjie0ciGFnSIUAAE3mMKMhh9erGBwkcLCUqpHRcKRtI3FtwpI8RXxSOaIiYlONGtvvC7//DzDjIYiIbXBgZRmVBgCfATrhwAeyk+Bbhve+TZ3qslBU8cbNBCUDsVNQJKRwxhAxIDGCSfhVYcJ88i/0Tz3885TNgGnGpN5N7MJgUHn75rbVPXz/FwwSARAEQhDFi+VICAFJFAcBcFUFI4lr8pYghUQMaVF5/8QBWEX4S4sdReP5UeCGLGgYhJG7mxYUjRWxluY+JFaB4j4U/5gNACVPGUwKMjPUi4ohbsumPaU+RIUNtcoq1ghRzMnblRBDuEyFbPX5pggQg/ASCBJ7xNIEHFPy1Zpsk+knhSWJVWpuR3hXEkSIWKGIifvxRammlRf4T6VoD7QPDCTiwcIKnHIX/atKopMqT5VpJtgUMAzPUY80ROQAjoWKi0oqbPG2Kp2U4G4Qw0AQf6DBAX8XSWuStbOG3Vi/NEkTCBp/oEE+1o8ql7YjgtbBrBwWFoIIC485q7Fhq7jCPvfjOM48+SRwygUQT/CuvsfE08Y++CCM8xb2jUAMCXfOOxYRA9+qTr73zsMDCCCSYFbGKAyWsD8I7vOPFDis4m9THBod8sb476NNEASp8mVPEYrY80Mj68gyzFxFwgFTEIYxAT0EvxwwzEwg8jFPEICAwikQ+j4xxxvRE9/S8NkTgxUT5wnzvPF7g4IHNFUXsAQ47UGR1wmOnEwG7ac8b9dQVwWxxwjuMcdI0RRHf44E+LJi0L8l7Yz3CAhNFPIMCX580Ntz2ekFPAE4PFHHXR+dUcdj60sPEARN8ibMECiTRNlIiT35vEi8cIR2t+djwQRMT0xV24vPQo8QLAahgAwgUUDDDCApIobprYjffexIlRC+9EunMQ1FAACH5BAUEAAEALAAAAAABAAEAgAAAAAAAAAICTAEAIfkEBQMAAQAsAAAAAAEAAQCAAAAAAAAAAgJMAQAh+QQFAwABACwAAAAAAQABAIAAAAAAAAACAkwBACH5BAUEAP8ALIsDcwQrAC4Ahx8vRIyovLq6wWVmbEZ1lGtxfWZyfAsiPF+Fog9LdK2utA0mPB0iMXqBiS5ihMnJzEp2lGaKpMLCxG5udCM4Tj4+ROvs7t7e5FBRXDIyPJqruXKWrFpebKa8zPT29GZugJKSnLDG1O7y9IKGjAo6XXV4glBaaICCjJiaojpKXElJUTc7SePj5sDQ3BISHKSkrC0uOShdgh9WfxhSeM7O1AZFb46SnNnZ3DhojBIWJIqapI2OlCYpNCIiJNTW1AoxUSo2TNLS1A4ZLAo2XBAgNDZGXAoqRBobHBYWIBoaKhoeJYaGkoaKlApCbN7m7BYaLCImLPr+/P76/MjUmFZsYAocWApAOEJ2YO7QnCIeKIyOuB5WICoaLCRebARAWIrItDAKNFw2UMiw8BAuRA5EWI6IkCIqDCI+NPjo4D52uO6gtIqo0I6G5FIWUFBqjIyAiAocDE58fJzKyEpGPHZ0mMrGuE6C5AYcKE5GbBwaOCAYJIqGkIKAgPbQ3C42hBIGFBA0TEJYYNrgQFh2uDSCKJaCkFBScI4kgL6wpOLs5CQoHApAlEBGYLzE2Jqq0EKUpISouFaUsOb40F52nO7woLjQ2I5aqHaSZIq2wCrQgL6oyMS4wIaAoL642B4ShApcdCAcVFI2iLzM9B4KFE6UaBg+VApWlNDG8FyUjJq6eAo2FEpYPGrQsD6CjCYqKNbGyHKUiKiGjJSahMiQzKqqzBpAhFJIGJq67Lzg2BIuUA48UMj0wIqIoKSwnIx0oA5EgAQuVPT88CIaDDY+NPj40D5wfI50KCg+FA48eCgsVJq6wKTKpCJCVHZwhDQy0BqCqITQMBgKNCBWlAYKIDQkVCBMdOLo+ObozNKwvNDUvOTQxNqgNB5WUPz08Fx+YNDa9BAuhNpAgApWUCAeHJrqsGBIVIqunBIKVNDizHJ6tMiggFJSjJCGZPz86CwmJBBEcIaMgApGdA4uTB4eJCYmLP7+9ApGbIqKlA4uVPr6/IqKjCYmJPr69P7+/B4eLAAAAAj/AP8JHEjwnwcRAWLUGKjlzLQFXgpKnEhxIIJEUkIQqLHhH40SNljYoECiosmKEazla7ERwT8NfFj0s1AA0MmbBfv1W7lxxr8GTDzoXPIDp9F/OqO0gBCvxicKTPLptFEiwNGbEQZFICDjXYJ/P/bo7HdvydWbCRLYsxevKdglY8uePVmjhr0aTRcauRe3wVyTCfAGrhbjHyBecQv8rRgDUoeNjf+ZYDKWid/FE61JYRkvhjIPIxDrLHujRLIFJTEj9dABR2cNIphQHo1hwggBJSh4GbLgzoGIV0MgqFa3hgNIH/iOfnLCQj8WBQ5QGBHkBMmrxfG2jSdvNtkcO3R6/zhx58OF5x9+kDjgG3jFpm3x4pWnnOwTGzrznYg2QqqUEdLdc8MO11XE1l2BxWNPWGP98wQISOmXg3f3CPGBTNAV9Z52dinYXYP3IRXMCS5Q6MIJUuUzgjwmtXVXfPEwqNM/SdiAVDcnCLEHUv0woWNcRpiEIF4H7tVgjSLutwOP97ggGlksViQfjNx55yCE/XQzQg4jMPnjaFFSBN+B89X3Tx5YRsFLiKMlEZ5OTIQ5EVvwxRNYWDz+84IPPN6wJ480oEBDXHJKRGRedu2F01iMkhXkP3XZU9BdHdLZ3aKNggmpi3gJNAQRPOQBUXz0YZrpPT8oWOddJBShQD5OLP8BBDBk1HDpTZmOZoSqbNUQmDwNCCXQAyYcQII8O+Ka6z3yTPmirScIK5AFJwAgBBOmNopqWwluB0wKHUhBkAcvrGCjsqcGqUgP+0DRriL7jIPBAxI9QC+62irxzz788svuPj0cwcEFi+VKVhICsfsvwPtkMU8JFvxl8D0IC9TvwvFCsYMHc02s70Ds0sNwu+Nk8EI/Vxms38cDjUyPwvOoIEDKuXpQwjwF8ftyvwDPM8ANRxl8wwB6SLTwwvPM05xRBkuAwRETjdyDyPvMw0MsUWTLKAovU7QP1QrvowQjM58k9AA4VzQyz+P8bJLB/aDAwzgm6Rw2FAwwAHFFBitiUEHaJi0scg+KjJPEBARLZHAjKgB+EsP/9uDOOE/Mi7JAKr8wjB5QHEX1yFAEDAMTzuWajwQc+FP0XCHzHC8SMBTwggA33ECDAiWskMQRPagWduRZHJGDC8S7gAQS43Q+UUAAIfkEBQMA/wAskwNzBEMALgCHmZukysrMsrO5aHJ8REROJztSDSY8VVdkoqKseHqFla3BZoynZWZsk5OcPm6MxMTHqKiuVoKcLy88vb3ETk5U8PT1KV6CxNTcfJywhqa8RHKUGh4k6Oru3t7k9vb12NreBkZ0JDZMNkBUDh0x4eLkjpKcCkZsCkBphoaSztLZHi5EqL7M1NbUHCI0NjpEbm58mrbEJik0aG58HlZ8CiE5OkpcjY6UKi40EhIcbnaEGhoq4OzsCipEusrU5ubkIiIkCjBR7u7s0tLUFhYgGhocfoKMgoKMgoaM9vr8+v78IiYsHiIsCjZZEjJMDkp0DhYseIi4LBokssjE5NCYFEKIBhIkNohkDEJ8erjsfni0xJDICEKUamBICjhIQiI4dJCQoLLAEoiMCgYwwMiw+ujsntDUfohkPoKQEDhYOiaIChI8WoC8rPDAItCAwNi4ZGBomoageKzAEBYcJDBkKCgcXIigGDBcEDBEqp7MstjEKCIkCkQ88vjQVkJ0IlB4JjjQQl5cho6QWohkMiZcHhgoBCxMbhpYQlaILCwM+vzoVFh8LHyQGh4M6PjwsKB4CDx8QjZYGkJQ0ta83uj4gqycipC4BERg6KCw2ND0CgxcxKjIYnigauiwMiQwQj40bKy0BDhgmoy8bEJcKGqEeniYbIgoWpighpqQbIjkCjIUIliUalZwBB48Nny4YoiEqrKcCixkKF5YqLa4arh4pKzsJIgo1ujMJl4katAwyOBAYkKYjoqQiHiMbjjY8ujMKigohrLA5PCg/vr4gISgDEiADh5I9NDYVGBExLCgDC6IIB5cVGhsMAo4royshFJ0yrjIyECAQj4UpIzkNpSgJiooMliECh5gesS0YmCcJkIYVLjIJIjkutDw1vjgDjhoxLDwFBKI0OjsCgwMblIchoqArNCUDF500sa4DjJQyKAwIDiIgI6YCjpcCkZ0JiYkEhYkHh4sioqU+vr8CjpU+vr0Hh4cCkp0Di5MDi5UHh4k/v70/v78JiYsioqMEhYsAAAACP8A/wkcSPAfjGogQBAryLChw3+gaDyhAeqhRYvyemiwZ6+diYsgBbIr0IBEgwIVQ6pEguRCBCcg2qm8CGQAiX0+ctybGZLDvn1IUmCwwPMhkAT0fh7ZWdTigg9Jfu7joKApwztH5P0sYceSVYcgZiy4UCFJkq8FecSTGg8I2oYJ27VzsKLC24H3ArG9c7eg3IQgLFTtew+F1EA8+hK8AsKSk3YgFii+t/YnCnyKB2qIKddChsl6f8ZjmrkRtwxfMJDdR6KOkytfC7O9B4oHDR4n7kqN+nMHhhkeIZuQKzMkZbYjCqAQkCAEKG8GaFAs+sFDVCSTZG3mPLydJbleQQL/MfwzkL8EFVgPMBDiSAoUN8Kr5OyRY2O5JkB0b9eROGSHx4nmjw0/eVBEFTJ0oB4QEY0wnUXBfRccfpxJaCF+xRWUF1tDlPCTPEb4k9U+8hxBQwjxsGADShBaQgxxMeU3oX/+WdJRQzyQt088LXhIYhE4lKDVjk/YhNMAbj2E4XfD6Secdx1Z+KJHDQW4TyAdFmgEDjrG844RWsmDQpIOSQhjd8O5SCN/aWZI0Iai9SjMj/6EdmWQQ8aTmJJPdmemR07a6J1/VeqIwhANfAhkl1zOBmGT+e0nYZpT1rgQQ1byWMKc8gDp445BzrkjmQ11tJ+T/EFGXKSD4lelnSXo/+CjMCW0oGMJWYq2p0Oq2gipkyZM6t2UMhYqlRAQCHFsslIF0EAKjj5kwqlo0vckoMPlV2VlUnXr7bejCgSeXzFGuCSF4P3lkSWwETQeuPB+q+c/qMo1EKCtqkucoPsNx8QIMbRgQEr/3NNPvAiLdg++rIJA74zlRtrfkzGBIoIA8pBwRAFAeKVWwgi3xW+MwPaJLb75+nrPF2Q0e8AI3gDBLcjy8nAmhuXqxx13NU58TwIedMvBESrQoCPN3o7GaqTlmskqlPmuCgITNQjgrQcISJAo0vK65Y47Snwtdtj8fB022F+X7U7ZZ5/99QYHPPBtAAFwLa8O/4SthxJ79/+N9t50/GC2O4LzDbYegRNOOBEMfGA3yPHg/Y/gYCeuBB2AU+63O5kffvbeUWyQgE+PxxvPBgMJvvfXe/Otd9uWd8552EoosYESNgRdOriRE1R54Yj/ELvrrF9OufHuBP7PBhJAsPu3JUo+0Oqdu2285YnP3nfYAtVDgNzPS1VBAkQU5Hrs2hOfvuLIEy7QDxu84Xj4+3zAACEMtd964Pyv3n7xZqPDQPKxhAQEgX4PoEA9GvI6/hXud7NL3OoUtzeC1EMCAKBfA2LwA4d4bnacUxwF2wY4wDFkAwSYwPPslw+LIO+FIERe5sImuIYwbn6P22AHH5K9CXbOfz28nEODfpCP0T1OAAQo30UiKDjKHS94MdSDReqhAwbcBGkPIEALQ5K9wRXPcky8CPziBjJ5QEACS9hhSDynhyi+7nAq+QERblAC0kHvAQdYwhaLYjzkYU9wAuRJPnAggRcg4AFC+EAKBJADSGyACGq0yteaWLw2oqUeQ5ADDja5SUZsIJIECQgAIfkEBQMA/wAsswNzBCQALgCH4+PmWFxoxMTHGhocd3iENjpECkRs9fX0SkpSCixIn6Gpl5mh6+vsUlJg3t7kIjZMFhYcpqasEhIcysrMMjI8OEJUPj5E2dnc7vL0ZWZsqqqwvb3ELC04s7S6jo6UCjJUzs7UGRksaHJ8j5KcECQ8dn6ECiI5Gh4lOkpcHi5EDx80Dxks09bUbnKAKjpQCj5kICQwNjpMJjpRGh4crq600tLUhoaSEjJMfoKMgoKMaG58GiI0GhokgoaMJio0Hh4sCjZZfn6Mio6UmpSEys70MD4UbrisklqMZGiEKjpoBh4oSlRUjnSgnrS49tDcQE5UBgogQoCM7tCc7OjgGioQEFZoEgpY0sa41LC8rqLEHlYYKjAkdHq0ZHKQyrDwMBowMAo4Ej4wDjBA5vjQypDMXn58jIaAknLkVFCM3KCAHhKIEjwQ+v74VBRQEgYUGoBcVlBwgIagDihgvrTA1sbU+PjQBCI4hoRksraoNlxgnqTEkIqgVm58VEo8Bi4snrhwnsisCkCUYHJ8kiSA/Pzo/PTwKiQ8BCxgjICY3OBA3uTkZHJonrjoRF5k9Pzw4uzkJiooBiJIVkJgipacrISM5NDEKFZgLjaIrrLIUIAg/vr4yvTAHB5EBhhAmoSQHEJMgIKAyLjAdHSYJiIkyuLYwqjIRk5sEi4swNTMHD5kGkCIgIyI0tS8XnSoDhgkEDpYCCIQjoy4MCQMBEB8Jigc3ECAVDJo3KA0qKyU4uj4ytSYEC6I7vCg5MjoCj5YwMbcjqysChxgiM4sgpaQhoyQwrjYNjLQTF5AiOqsHgoUEER8KkRcGAo0LlaMDipELlY8Cj5IRkBgwrCkHCRgUIBQMC5cIBgsvMbAjpaEZFBUMB5c5ujMiIqgVEYYdJKg+OjgkJicLCYkXpCMNoDcBD5g7qDMHiQkknIoCkSADjx8LM6AEhok/v70CjpUJiYs/v78CkZ0DjJMJiYk+vr0+vr8IiIkCjpcIiYkHh4kDi5MioqMioqUCkJ0EhYkIh4kAAAACP8A/wkcSPBfFXIqVpggV7Chw4cDZ5GrNsnBCBlAIGqEaCCBCADvprRIsLFkwVnxcBx4967HB5Mw/3XsQe/fuxE3DMQsOUuMDYHv9jnbWRJevn1A9+UjutEosaQkmUKsEgmpTaVSIc46mnRpVodVEvy0SSwfuQRKIr34KnCr1aAqXNjoQOABOSAmOqlguNNAvqdXVxDA8A6AiEgPbNSwYXdnz7FB+wmxeSDHCh2KCuv4QM6Ekk72mnK9GmKPTXo4+uWg945eDxUpPFzwIIPvw45v950YcRqHBMBBV4hwUFjEy6lygBMLwbs1DmbA90mg+U5TDq8PZyXQl5R5b1dviUH/76qRam7vzn8ndRUdu0N+o98tb456/FUJ3ICWLZ8c6J4dzcl3Qn5XnWDaVe419BhQLGhQA1AXaMACUCAsAAJU5VWVVVBRGeChbf8YZRVTQS01CxAqwMCJHWvJ9NeGSs3STgUdsAEAMdUkQI55GxLjTEclHAAUKg2QQI4c3ElVIkoqDfQOAzmkoAJgJCplABAodEDQOwcoUMCBJO53Dz5LTFDQO/8IACMP/8hTDw/ZkMLWmfuw2WY9PxDAwJxO6jbQmDB4ICSfQdkpkDwzUBABmmy11oOhArkzAwIbzMklAScUJM8oPGRwQaMXZGBNQ/Lgg08Qe24oAAIzOFQqBwrUcaTkAhy06uoAlCoZ6qgQ3TNAnESxtICkGo1iDgxMPLLTOx1YgE9Jo8xwgg4OwPTONQhAqlGpPDQgAKMPtRZBATyMEpObA3AgBAAOtSZAAD/wSlSpEHDQggJqXgBCBy1UwMMAtmaFLgQS/CPBwQCb61BAACH5BAUEAP8ALLQDcwQlAC4Ah6amrJeZoTA4TFJSYOvr7Nra3DI+UMTExwwgNyQ4Tj4+RCIqOSIiJA4ZLGVmbNTW1uPj5o6OlBISHFhcaLe3vwooQJ+hqd7e5Ao2XL6+xO7y9M7O1Hd4hDZGXGhyfHZ+hApEbPX19EtLVDpKXI+SnK+xty8vPBImPBwiNG5ygDY6RKqqsCosNBoeJcrKzAozVBIiNBoaHBoaKiImLNLS1H6CjIaGkgo+ZIKCjBIyTGhufIKGjBYWHEZGTBoeHH5+jBYWLAouTB4iLIqOlCQgHPT06K6EjFZCYJCKoNTGuFCAIBQcXFCAUAgiEGRohApEgOTs5J60qEZAYI50oIKWkFZufMywpExeQCAqXBQgJAYKINDGzKC4eARAZARAfF50qBIKWKy4tOTk3B4SiDAKOIiKoC42iBIaKBIQCN6gNA48XJ6osIaMkFQUUB4YKOjo+ICCgLisuAQqPJCYnDIwZPz08Oj40JRyKHhwhAQcKDJCNIaEZDYy0FReWMbi6PDQwDZcYKDqsP76+Bw2UKqs7CzOgCYsJAwYPF6QjMi4wI6MuPjo4ICGoBqAXNzQ2NSwyAQcPMSoyN5AgLCsnO6gzJ6kmJqUhAgqKLiy0BIGFIqWnGByfChWYNTUvC5WPEBOVPz86BpAiEpUVJqEkPDwoI6WhNrG1GRykDaA3KyyzDIuFCBCXMLG3MLUzEReZPr++C5WjB5WGPT88MyQzHSSoJ6szKrIyBAuiFQyaCQYJFRKPM7UmM7O9BRAXICMiIyGgBwiDIrOMMyw8IyAmBoWKA48fBAoXLaiwGRyaMS42C44OCA2ZDIeTHR0mM7G4FZQcM70wBQ8JEZObB4KFN7gQBgKNBBEfOjozMLGuBBWaEKAjJRajHR6tJRy5FRGGI64yApAlM7iwG7OsAQuXCQcPFRQjN6ggGRQVPj40AhAUF5+fJQkgCYmJA4uTCYmHAo+XBIWJPr69CYmLP7+9A4uVB4eLP7+/ApGdBIWLIqKjApCdAo6XB4eJPr6/IqKlAAAAAj/AP8JHEjw370u+/41QNCloMOHEAd6yTZu1T8IJBIkjMgRIggvL1KIsUcgxYuOKAtmA9GuRgh7gmwESUnznz4vFXb0s2ePRA4QNVFm85KDzT+e/toFRQmCpY2j9pIu7Ti0nT+obIxN5eiFpVGkSrd6zGbsa1StYh966RLkKU82QW5UQCCnYVqD96xC9YfAQA0KKRKMe/cPQYV0S+953SvhgwZ7EFJUSPBvw7BBG2kOrXD1Lb4yPEPUaKDjgr0LHl4gPsSwI4i8naPKIMGzH44GOHa+2oEgAZsCETRyXYwUCG17/WpIMOuP9J9XEDzMjHiPLPMsSGrXqMZcQg1ZyHeE/4W4tu3e2TzrjM4H9d/nvWg9wt5rnKcsHMvbS4jNZvzDzbH5g5123LVXIFjDvRAbEigcZw8b2GEVIVLTkWddeys8ANUDGUK1QQAb7OWfQwe189RUFAoEwlBNDXTPfChGpdRQGMBAzgkVjPNPV+0YFaM/QdwDkgElvPKHLwKM05SJWyFVQVcvuPTPK/aw0gcMXRjD3o/trGjMByEIxBMBPyyAgI9LgfXROCNQMFBoFggQQZMPamWIOz4McABBPLngAp3+yPAPO+wwEIMDBdzFZ1QtCEQoAzJwQICiYso2EAPs+DBDBGEqilSjAxHKjwkA2HNXbTiAGio7/IiQwan2hKLAAT8FycPADIcmKhZPBTggaEGE+lDPD5PSeYAIPjwULAsWCEJnACwwABEDzPjQg5tp2tPrrxDN4E4LiAbFkz0B2MoROzMQIQQHENTEUwlSJNtRsPWkcEFKPB3Qg7woYUoEEHqaClFtAKggwww1yZOuDyb4A4VDtR0wQT38BhUsDyakYMEBNDywQQkcCCBDDNKmxY48/MQgwcor8xADEQg/FBAAIfkEBQMA/wAstgNzBDQALgCHaHJ8JztS6OjsysrMCkBphoaSvb3ELy88mZuktbW8SUlRHi5EZmZsqKiuTk5UeHyGNjpE1NbUbm58HCI03t7klpacDSY8Jik0aG58zs7U9vb08PL0IjZMUlJgWFxoCiE5xMTHkpKc</text:p>
      <text:p text:style-name="Standard">OkpcjY6UKi40rq60DyA2PD5ICkZsEhIcoqKsNkZc4uLkjpKcbnaEdnaE2trcCipEGh4l5ubkNjpMCjBRDhosrrK07u7sFhYgYmZs0tLUGhocfoKMKjZMgoKMgoaM1tbcHiIsIiYsCjZZEjJMDhYsGh4c3OTk6KCsDEJ80sa45PCgCjIUCkQ8JjjQIB5cYkKYmrisVjxQ8ujMKCgcpKjExKjEUnyEQj40CjhIho6QIDiIxLDwGkJQFBKIChI8Gh4MGCQkgISg1vjgpIrkJkIYbEJcWpR4bIjkntDUBCo0FEKIrPDADh5IMjAkbjjYLBok+vToqLi8LCwMKigohoqACh5gsqKUbhpYZGBoDEiAhpqQYHZ49NDYBB48BEZ8Dkh0SNCAfpC4hFJ0blIc6PjwGDBcwMiwEDBElpzEvMjEvrjYxMzEMiQw3uzk9vz4/vr4JkZcCjY0KCIksKBwwMjYlIacfohkxLiwiI6glqq4ssjEeniYVFh8iHiMCgYw4sjM+v74VkJ01sbUOiaIpJq4JiooQjZYVGhsCEKUyECA8vjQCgxcCgwMMiZcutjEBERgQj4Ufni0xJDEZIJ4QiI4Woi0yOBA+vzoMAo4roqoDjhoBDhgJl5QHhgo5NCYnoqc2ND0EDhYGhYorriY3uj4pKro0OjspqKUEBYcZHyUmoq8gI6YVGBE+ujs1ujMjoqQJIiAbIgoxLCYWnxcalZwDC6IamBIBhIkJDBkspy4rNCUDjJQutDwCixkyrjMCDx8BCxM0ta8yKAsYmCcdJCQ/v78ioqMGhosioqUCjpUIiIsDi5UCkZ0Cjpc+vr0Hh4kHh4sIiIcJiYsGhokEhYkHh4cDi5MCkp0IiIk/v70+vr8EhYsJiYkAAAACP8A/wkcSPCfO3exDhZc+K+XCRsf3jGcSLEgIBQHM1bsFaACkhABelUcyRAjiosIK9YAwOKcABc1SMoceBEFRnf5KuLroeHcuQIxZs68WfMixRo/+PlscSiWUJII85lEUTGGOp/n1MV8OjIjwj1OKeK76lNdUK4Va3rVWQCrOnxoK2JEGSunWLJZt8YtaXOt2C1uz+5dmLEuQq/uCuJrWxZfrxgfYoQd3BdxQsQHx7o1EaDAjRckYvH6Y+IDL67u6GbMF/XwyUSMz21J8WDDORYAYnAokKEAh8kyKx+8jNkmPsBl+2nyCamTDQwUbmOo0etDkw9ERmI0jPOwd5QxYqv/SzfCJ78fRn7AOycKiAkO6naAFEnRK3HElTWf+6cuRwjzdqSAXFbPtYSbXgzd551hDLpznE/8TdCCTxp00o94KQChVCRAwFVfa5hhtth+/2yRw4Tn8ANECnjNtlxZgjHU3YKsXWZjO1cJpI6E5vXQz4CapCCehxMNt0eIIgImUAEnUviDkFgVkMKLeVXEmjsn2URXjTW205ZALUzwX1kTUKkJeYFVNByWWN4UomYC7dDADlgFMSdWAyCQgVtEluRVlguueRxBWBVqqKFaCZRlQQehZNJwSiC2GKGHVppmTSYN1OZ3RJhwwQRr8GLYWJRaWulblTX4D3GsoUDECiXw/0NBAQHUEIsSNRRQqqmI1sAlkqrVYMcGAw3ggQm9JKLOrrwGht+WwrlTwwMaECTADwvYsAWzzWaFj6NqeVWUqyIkUJAGKtCw7EDd9vqPP0P4Iy+88g5RBSXxyqvPPQ6AsNAAA3DbrDr1/EOJP/gmbK8+8N5rLyX61MMADCO1WyjBAi3sTxVDJIywxvEKIcMDAlRksVsyDMRwxyBXwTDDH9/DzgjVTnRyWQUPpDG+Ln+s77z3HNAAiQXdnCIQOQ+Eb8Mry7u0PzDHo4ABDBm9wQO/FDTv0gev3LO+Q/CgA8VF3wwDA0csxHPTTsf7tD9xiPEADmWfDIIC8TAEs8LwPqW98hBBI0D0P0YjcIE+E3nN8NpbL3zP1OyazQAPFX3c89crc12PHhQbfY7hcVSkMdQ/z8tyFfEIQbLRCaCS9kgs60vPz4z7c0890J1sgAKvkxT7z/SMHnU9HYDQLT8NQHDEEEI5/LTCb0N9xAHqCGApPyB4IM89cWHOdNv4CnSPMge4oAIIOwSRwWeoNPHLPIMZnC/j9i4UTxgp5J9/DjncQ8lEAQEAIfkEBQMAAQAsAAAAAAEAAQCAAAAAAAAAAgJMAQAh+QQFBAABACwAAAAAAQABAIAAAAAAAAACAkwBACH5BAUDAAEALAAAAAABAAEAgAAAAAAAAAICTAEAIfkEBQMAAQAsAAAAAAEAAQCAAAAAAAAAAgJMAQAh+QQFBAABACwAAAAAAQABAIAAAAAAAAACAkwBACH5BAUDAAEALAAAAAABAAEAgAAAAAAAAAICTAEAIfkEBQMAAQAsAAAAAAEAAQCAAAAAAAAAAgJMAQAh+QQFBAABACwAAAAAAQABAIAAAAAAAAACAkwBACH5BAUDAAEALAAAAAABAAEAgAAAAAAAAAICTAEAIfkEBQMA/wAsAAAAAPEEzgSHtGdIg9nyRR4dnXxwRSgkIy41uI13xcXEKU+RdmlnJ0hwqKejOXO9fZapQo/TQlttP4fU0dPTf2lVpT9fmbTICUeXP1ZctVCA6dWxHy9hHyA/M0A5ybql9VKEPDo6Xy4glFpDYIGdTDkhhYWES5jUyHxYcUsovOL4vaSiQUFC2/P7X1JOcYe/LlujQU1sRYTAeLHkVZK4dH+BXEUp2Ep2SWh3UElIL0FLn4pqZ53PFF+K/f35nZKMhExDNDYzYG54ltTuXmR2tHllBkZuj0gvBWOkRXOeykhwMDU9Hx9YssLJMR4drG5d79/M7Pv7b15OfjVITHWB0pF54MCP++vWcUx9UIKcpFo+grDMLCUklqOoPE1VZFtat8/b4VB/t6J6HUBubz0ms86odl0mD3yrxI520sy7YjE9e5TRzohcl3pbhUgut7GgXHCPHkNYWp3YVJTKbFNJZJCdM2S2Ih4kzoloVpzIg3ZrzpBrHiIcho5kprGr3tnXxGpPCkZsy6V8IzxvVp3c5sWL/PDmLmO1LjQphYJyLoOxWEZZiDZUHiIlGh4cLVp2PGaAFBYeLi4scoigazYhIiIkIyIcJiscbbniKiserqjMDkd0Ek58KXKlypB4woJvgZKGKzFcUpzUHhoclkqEzo53Gh0lJh4cIiYk1MbARD4xzZd6KlZcTn6MJiIkhn5MCkd/HhomIhocVKLaCkJ0ypKEBn7UJAgoIBQYDkYgmpbc7F4knJwkFsaAOn4wGHzg3HpkyHqgsBJ0Cjx0nHqk9GiAcE7YKD7gBHrcpl4UJAxsUq7g1pwgRhBs7F5YxLrwKH7oCIL0MCwMtPjgQua48o58CH7I7PSgHhTECBwoCBxsDH7cyLpY3pB48KrcOmLoUpr0ICAIEHAwxibY9F6oBIDgCHLgSCrEcBzExmzccHocZAwoCIjUxuRAJiYsVprUVp7UKi40An7UCkp0zpJ8JiYkHh4UKio0Hh4sKioszpJ0AoLUIh4cCkZ0Hh4cIh4UHh4kKi4sAAAACP8A/wkcSLCgwYMIEypcyLChw4cQI0qcSLGixYsYM2rcyLFjQXkgQ4ocSbKkyZMoU4aU9G/fPo8wY8qcSbOmzZs4c+qs6PKfJJVAgwodSrSo0aNIkypdyrSpyJ1Qo0qdSrWq1as3f0pap1Xe1q5fvXrlKjasVrJnwaIdq7atWK//+r3ESreu3bt48+pVKNcnSLdpy641y1Yw4MKBEyNeTLjx4MeHHUeGbLiyYsmWGVO+vFnz5M+ZMXOOvLe06dOoU6uWuG5ka5GvQ8YGOVte7duuc8N2rbVlv9XAgwsfTrxmz66tZ+PezVy2bufNaT+XHt32dOvVl0PfTp07du/au4v//z4+PPnz5tNfV599Pcji8OPLn0+/INiy+O/rz89/v//+IrHUU30EFmjggVPt89tPfzX434MAQihhhBROaGGFGF6oYYYcbuhhhyB6iOCIJJZo4kTQxfaaiim22N2KLn4HI3UssiWJgji65JJcOuaoI48/9ujjji0F2SOQOwrJY5FIDulkk1Dq6JuSVB5ZpZFYJmnlllk+eaWWXUbJJZhkejmmmWF+iWaZYqZ5ZptsqgnnmnTOaaeceI7pF4Nv1Vgjdn5uNyOggr5oKI0xBorooYrKyGihjkZK6KKRNmrpoZNmeqmkg3aaKKav/RPSiaSWaqp8Iab64YXveUUlkHLB/+pjrEHKamutuCZ5q6654rirr73SyuuwwBIrbLHIHqvsrMz+uqyzzQYbrbHTJlvts9JCq2223FK7rbfdWvutuOFiyyBZra2q6rrqtsvuu+7GC++88m546r345qtXbedJ6p2/4wHcb2xm3XhsnG/m6ebCCDP8ZJENR1ynwhLfmfDFDlucMcUTY1wxxxp/7HHHG48cspNdNfjvnwGz3PLKJLk8MMzP8Wszzc3dXHPMPL+883UC6zzzz9UF3fPQ+iat9NJQXcZYaE873RjUjo10Y6/kgqt11lxju7XXXV8r9rhglz12uWd/nXbYZK9tdttwox232nOzvQ+feKcbdWiDUf/dt9R/Rx341IQL7t/fgyN+uH6JM754fo1D/nhkfk9OddRMZ6755hqRNyimmYL+ub+jv3aWq1GeDCXEJEvMeuuwqw7y7CbTXvLtIuMeu+2597577cDrfvLpY6kMKXpEh056edyV3jzz4jkfPfSeU6+c9cxpdz3y03Nfvffba5998jBybv756CtE7/obBugqsnLHT7f8ds9vf/34v02//vfzn7/bAKyb/wYYwP0VEFx5M17h6sW+BjLwgQ6MIAQn2KH0WfCC5yvajLY3vu91kIMtIt77cCW72g1kYhAroZSUxDoV+s6FvxMe72L4whnC8IY2zGHwanimlL2leERbzuf/dDbEnhVRN0f8oAYpNbQkugiEi4LipKS4wSWGjojdUyLNnCgPDHrxi0lzXIcG1x8yivE+2NGKweIiJF0xaVpsFGCO4lgrgfzvV1MyVlzeqC070kogz+KjAeVIyEEasn8HvOMhFYnIQiKQNgl8ywIvd8YMmVFyY9TQJSn3oE1SsoyaDGUmR2khTwYGjKhM5YjIZxKW8Ut0rXye+/g0Ql7NyY4yNOEbd0hDNkrJhb7MpTB5OEwaGhOHvERmMZVJTJf4cCsKDGJKXBnLLLKyJNTEpiyPJkVYatOaOSuaN7kpzuV904PXJKdsVMnOdsbnkqh5D1cM5qRGLpKAjmSkPvF5/89E8tOeAN2nPweaz38KVC4scadCp9LFPfFnoRCN6F6iOKrUBOhVx9ThMjXazIwmk6Me3ehHRyrSknaUmXRKqERXSpN1CMRTDWWpTGe6EwralD9PGQjq6nnQfhaUoD4NakANSlSgDtWoPT3qTwuJt5WYbiUOYpcpJUjVm1q1qliVl6j2s1WaevWrNFmZcGoJLJSaFaRnJelJ0cpWtYZ0rW5Nq0nfejew2hUjNburXvdKkc4Mh55NUqpQk0rYoi51sIZFLFITK9jGFraAKuWrZBdSuMla9rIfieVfrXQwusoVrnP9rGfbGlrSgva0o43rDOuK2dbqtFCuje1eE4MW4f9Igp5tZOxjD+tY3fp2scDl7W4VK9zfFhKhsm0t5pLLXJr2q6LBuRqtREtd06a2tKrNLna3i9rqahe1Oopsc/f6zfGaV6KY3MpmU0fc9vY2uO4d7nuLC9/5xte48aOVeM8LVrOshb8AbmfRNkus63bXut7lroEXnOADf5fBCG5jj/Yb4JmexKUVzrAXF7jeK+HXviCWr4g/POL6lpi+KG7vdFmrYef6p8UwRt83MRxdaZlUEQrKxz4WkYdFIOmzeehHPuiwD1eQCaX7oAMd8pClBkP4wU6OMkiN1A86yApjPDLyJJg8pCYReR/5yIcilrwIh0mYwjFeKBPTzObMQa3/w1xaapkXsQooHOECE1gCmPALin1E4QQ7mIIJJrFnoMqlDYAW9I4xGmISO9rEj05xrKIQgUCbgMto05KOhQwuHmO6yGdbMXLbLFExkvrU+UKabW2MZJdkIRFeoMEEspCjH4P0y5QO9BjKDF6X/NnSmJYylCM87GIr2CV5yMevBc1ljclKAyFgw6XltIhRGIENEigzjrss4TOjGqLg+ba4SUWaVd/puDjuxxIS0YEO5LlNjE22nxNtAn5Mi59AyjWzaw3pfqe40f5WsYL6kYdlm8ARzRbbjkDRZ2hXWtDp7pUGjFBpDIxh28MSdVlZPG5VDq7jIEeQWFe9tRhKIgso/0c5AZaQBQIQIAurKGseiDznkPbD4DouEy91ZfA89JnYChZ20IHe0TYi2tKEVtiVNRCESuvaFZvukZXrQfEdBDoO8Ot2t9EccgtOp+tgpw8oYwoc3C6MgPvIwgQ6IOsjdMALbnf3EgJLgAnMup86Prog6m3rFdvtx8veNSj8Hun7Bhzg/1ak3w2edGEti0wMn7jTBZ1zYFF98rv+tMY3ryCuh918Tvu86IkTHgJnTYVyUTsN2s52t8s6C0TmUT9e7QV3w96tBX/4tHkq4TkNS98m6PPPe0/0Jw/d2A7WXbeBb2+tXxl+Ewe0pWk15Hoc/eplHjLvtR7e0WOQe94Pv/9q3kxyNSHSJXRQ/RHsToP1rz4Rt9+HIpis9nYf4Qxfln0AN814Em5c/7cCJXTQc32mcYhneIlXeAcILgaIc/+HJU3CZXmQB5JwffumIFQnfVMwBq+gCPnQD7z2gJzHceLHORFSgig4UdaRB5MgD6uwDquwFVngUllADy8oD6VQCi74D6XwE6swEDq4Duswg9aRE4AVLbZ2JgrSZ3RQdxMABVBgd2dgd1Q4AT2QCHa3co6gCEswAbXHdhNwBgTwZSVDB1vmEqCgdyYQZnKRD6AQgkvIZYOHfpWnJTyyCLxGgHhYZjyifTymID72I5LAZNv2gW24Y4qAcfDmElAHZnT/MGQ6FmaLhiPatw+v4GOjMGE6Ngn5gIc4wmtE9oE/knOQyGTDx2mL4Ib7IIEfCIeTcCPaxllYoghyMQp8mAe2+IZk6BJlRgeL8HNXE4IA2A+ZiCOTsG091mcfWIc7UoySgHG8uA/Cp4qLdnSClnS5BYHMoiPWNnkmoAijUA814I2j8CvcRyWel4KpBlvq2I508RY6qIOrAHMu6IKlsAqlIBBeUQqKoIP1qFOvIY/4aITEl40MKI3odwZut35geASr55Du5nqJsG3r1m4W2W4TQACjcIrRsggFYAQnMAhWNwgc0AMhQG/YKH8ugAUqYHVW1wQ4YAO/GI28qAAN4HQj/8kBJlCOgVeAoPAAXWB1zOYKi+AKN3CTTpCTO8lri5AEaOAEVDAACkABSRmVvOZ4RjJ4R4mTO0CS38gjoHADLBABSWl1VFCSkwCCIJgHjBAAO2BxK9mSO0AFXyAChKYALOmSUyABS5CJVeaUUDkAjmAESlCWJCkBAlCU0shw4biSfOCSOwCTNgAK2BhmBcAC0meWXzAD/BCCGvAASiCXg9AEakAAM6crDRcCLbmB85BlLgEGMDCXEqABLNCSnEAAJ6mXfDkKBRACXVCWTWAAIrCHvgZoe2dvfreNcSYXdJCBVscBY2BtGjgG9SBv2ch5B5OO7mgqlbWd3slQf7EKq//ggjfQBjwgAQTggq3xUpLgAg3AAyuAcjg4EJJQADXAA3fgAVkAFzhxhAEoMTrSY9J4Bg/pehPgejTwdkfgkDQABb44CpIABRdwkWyXCH2ZZObHCFQJmS/JBsZpAq0JZhmQA3LJoW8JAoSGh2+oAW3AlS7ZBCCAY8A3D302lUmJAXGQB68ACvUAlGUJmaQpAIrQZ0kAA1C5B79plqxgZHGWJCyamUCqBgi3DxpQA0FponNpAARAaDqmA0Dwlh5qolMQBzUApS8JArTmEknAAlDZAA1Qoi5JBVqadI9YACSKpSdKa3KxCA8ABD/qkhY3CSFqp3CqlyaQW4tQC40QlFT/IAGEtparqJqWtqZOMAgoEJocSgVqkAJoUKg7wAFhoCBMNo6WxozKmZxN4mMgKZQ8cKWChnA/l5znyCva+Z0mcjS2mqs6gY/JoYMZ4JsRwAE4MAN0gB2r8AAUEAEHwAESUKwx9atdoKwGMAPjSZAGSXz/yZwpRwBQkAhn8K1iCK5nkAjeOq5QcAZL4HIHSqGydqH5x2+xAptlOQU8EALJ+qPX6BIjKpfBeQcysKGR6ag/R5tyeZaGIAMNcAAYIAFMZnCtCQZYcKMS8AqLtqgviQJ3gJSRGaNqyqY74AQqMKYpoAUJQC2LSaUh4HQkebCturBMdnlmyQEj8K9ORwV1/yAAYpYPXvqxUMkBPAAJSToIBxCUwfmvj/mWh7oPo1CkUMkHKjAIGMADNGuWaiAAOmKnwLkA/gqwjZp0sPmSX7C1ERCoeDii8yq1APsHM1CAP9IPGdCpO3CznMhk/bCmKhCVAkCwPFu0FHC0TXAALckBA9AAV0oFQmC1YGZw/EB4XaKNOUIHQWCmECdvcOh/Bjhhuqovy5W5nCsTMIiD4ikPjHCTBxCsJlAAg4iDGQAJpbusA/ByKoWsyhqscfAe/blxtsRtWqeQFNq7vvu7FhmGGgmHgbVoSfCmb8mXjlALoDCVcrl3NKoIKTuXQiACWzhmUymUwUeMZdqValsLif9KB6MwCrg4b7r2CoAQsck7k/vwtTugtncjCRmAvKBaZEzblajwAYBYudu4CN37vh/wi+P7hp7ICF/6qTPAvNW2r8lLaJPQlmY5AIm5D/NbohDXD/3QCCcAlWqQpmsKqCBAB6CwkQpgpEirY6MwvVSAAwTQmreVvZZWZpIqaPXgCv0AChpgCYVgb9JbcSCwCqPgCq7go1TAsVqChzM8BkzoEgb8ludQC5Sqvf1gwxZrlof7i2+blBcIfKZaaKhKJq5QpVdqafNnubOau7XauQWCRGSnxm6cEfKIgzn4AFgwu1/wBC3Ig6vAol1QumYwAB/QDzFFx637B08gKtZqftr/KGqLQKDA+8i/6wXwZ2Vz2Hc+0sSaugTK6BIwrGiL4L5CQAB8CGaSYLGaOg/tq75l8AE9Flg3p3uEGplqsAQzWQ+SqpO1gMrP2MQLS2gf/JZjgI0GCCuAEJs7gAeszCV6OwVhwLYu4QZPuQNS8AGv0A87e8wfMA+81sQnOmYTGMV18AG1sLQmrKlp6hL5gMmzTAegTAA7qiOKYMqsIMMtucqOwIvsmw8lPJcd7BLzMAp6uwkBPIc78smxWcR02w8OtwPa8AGkoLcL23xUWptWh8yKuQ/diwHnYGXmm6+4u32u/IZKu6pCubajjK0i6G1vTG4AstIufRH4aBuJKA+//1q6wjoD9dmC81gDFGAKtAtzPygQvdkFPj2tdJCPt/vFjMt9/cC7kPzUwTuGRiaMPJWIkvoHYUAKfYaHCk3Re7dlv2Zxw4d+drsDAg0KGb3RAlosN5doT5ADlUaaS+AIP/e2dzvLDMdrlLrCS+AK9/sHkeDMTL1jaV2Ms9IPX9uodNu2uWZxr5DObqmpTBZmBm11f/ABONaJ0NaS4Tx4v4zVvwgke93ZUbCaY8APeYDKek3R4VwL0ytowyeK0vhrOrkI/8xko8AI9MaRq6i3q8y8oJDFmqogUczMPZLCgIYBapB9q/i1pMlr1lhv3ZatWLMI1jfG2quIWXeOK5bGL/8NH1f03eIdESrTgpNQnue5pf8gnvm4DhqwBZDAA4iAcvc4EAWABA9wnqfwj7d7rR72gPkwhVAN1ZIcc57oysVCqYNwuO+c1wVHb/Ogt+E8k0iSm4KWwi152bVwMJNmnCjQkpoqAOCrIztrcaSgzXuqt5wgAKQQxSUg4gD40ftgyxlOzdCYb8k9Bto81q4AwRgQo3lQ4sHMZZMAmHKKuLY9D9M7za9AB/cbyhy5CNOL1RIuzmJ23K9tAougwULJl3jYiF19t3ggAI+NaTrglhb3aQPXD90rCLvmEly+gb+o4gIACgLqvzk+kyP8tcqdhx8</text:p>
      <text:p text:style-name="Standard">adY833bLoCkbgqjyggSb/ULzYud0kON4EcoKOHukK8RO1IQk52GHYkoRaNwp1B7wLOuDu9ghX1lk9stcD8Glz9mtfvddX/Lgu0b2CRrBHTgrVdmS55gRVKcF4WHncjKdm+dtMa5VIss8mGpV5IOsrHqtH0tafur3AUtmKzZZofg6kUIx1ywJzKZif1r2tfe3ZbtttpOomIOuHa9g9AuuXxqKiSZoiQLF/SdG+bnWBWiZg8JRdG8aqeeQUG8UrDugzGqDCLQHNR6qCJtGL/NG0QmQwa2kT56pJS+qz2t2SbiC4OvEWTxBRdY8ggdQ15t8HmfD157sZ2elPnZHWfvC04gr77LJY0nNGbgipSIa1/yjkRZrtNPl7ULqwtYCQovpr8W51K+7X2E4FrKB/o6ADFIClRK8Ipu6Gyg4kkhrOFBuCZWbkyx3kX2riq0jcRirZWpJr0wwKTs6mmopwwoLWuhfsOEDVcqEIZw7MPifGPyqnwwkKgPnzwCzMvrLZVHAPAZwBRrqwpOASvh3APWJwP/IKH9zniUtvgN6414rBM151lnbPdED5imbGIygk3n3xqMEZnu/5pRAbN6jxmF4tkC8knB53FHoBYsj6nj6Gml68OrLPmsq+i/bKlsYPe20AembteeAIkxDnY2DqBNC4zN4E3rjYCsLlGDAAMpAA0T/90v8EiKDJwT4AgYiG8v+3hf0gCW1/mkaOA4kZ0i36vmHwCn6ZI3zOCnSgCD4ezCG414YQojrya1KADnng1wdtCCkJEPtA7QuhYscUE8dYOKEygMCifvskTmx04uAYUPn6jSpgpIuTHSH/mFiUZOEgFD9kJFCZYKVLLiLm7Ys4cSIjIDsEmdhXw+KUMIvm9TPJsIyAWhL79Yvy00Seia6SwGAoYRLUNk4nDVQ6MeJXmmFrht33SkOUCCERKipVlo4Rixdd2aRbly7YiJL+7eXb1+9fwIEFDyZc2PBhxIkVL2bc2PFjyIjlrZNXuTJleZE1b+bc2fNn0KFFjyZd2vS/VfIkySvFehXlUqdDS7L/O1Ys2dt499GZlKWHlw7BO1w4QkP4ceTBmZwZlW/RItxjdddMgobhgCVdlxI0iHCSSYNl0EElmydPiJ9hNCzcUeeDI6+50R7k0UUtT5s6cmIYM+/5/0UcgWgRUIhaiAo1oBvrOUXogg4i8Nr7YJSBwJrIpx34kwg6mxTYz6o89MtwjEn2gcrAHRDksKb5pPhgoKIQbLDAsDQoaIcyPljPIPdqqammReZDiMDtQBlFAetSHECA9Yx6b5FXQHlulH44tAmsPBSJUY0dEVzCFQJ3xFGAfGwS8iml8jEpwwQlauogE/iJzq7avOrHiLTgVMTKpfC8r8HpcrutLr1kM/RQ/0QTVfRQ1Rpd7dFFI5V0UkortfRSQ1uT57XUXMsM08Ro062rOum0yZUlJpjgjFUkIYWUM4xLDrkJCKhlFFLnrG2U6gz64wOJBspHTfYQ4meRENKaYgyo5imzyiapOGqJNpRFUyJH8uAQ1zcRauSjHTgwYS5F8gEDi6q2khIUV6o0kY5XiIIhRUPKJMu2sCoUKNmLKtRoN5pGERGDBB8chcp93hRkjFf2YSSADM8hZduprsu2qzelGA+UqUISL9s9IwKEqoYEcAQ9nUxokKZFyoyQEzIlmqssUgpAwyAXa+H3j6C4es4mAkd5jqua6EC5DkTmXZjoGI96JY+I6Oj22v8CK6YCxIStLXHOQC1USoOs1BpjlBPDyqceuNSKwzkrTb3ytkJBlXtuuusWDLPJLKvMbr779vtvwO1OrTXCU1sntsD7oq2uHwXVTtAfCZjAix6WoGOfJRIBbtYOvIAii3rwlS4+r52dDwMJpJwIlG9D2ikPUMCAmAoDBIBoQ1ce+JCffnSYvXboVl4qD42m1sDPHUb6WUygFqEjohW5omNLXXG7dx/fUxSCANyElqjJcMPgaiIwrBukdlKw32+M9E00kCE1ypaohrRchJE9DCTebaC30tJwHzDMi3a2W4QrGrSI1qGOFP3whyUE8oooBckiOcNJitSwhIb1g2hVcgX/8WoTu3lhgA0WyRGBBCKmEnplauTR4JoIxqGp8S4+brMJHTQCtrgghEJvk0j/xIarrjmOLnFLXBGNeMTFPMpR61gNEp34RChG0Yil4NSmYJMaJIpqUG7Dl12gQ6UsJKI4taIDHc5whORQbgkIg9qgRncXmpRLAfO6yHYcRoGQwMk/NjIIFXBAAPIoQgF4TN4HaMPHFP0RKlB5gBYkABWFmWASYkreDEDhiFG0jgp/mAEpGgYdBexhAB/wkdUGoC1deU0iZoFEH/84k4g0UgL9cEXrBsEBS04kAzkwCH9esYg8PGxEk7DSmqhgiJlgbIIb65jrTPC8PGigBvbZASo+/6AtRPqRAA2jCSMoAJJfvSIJkECBCbIFFTG5h2Ms6CUInnE5iRQgBGxgFgDRhbpacCia7KQCH5yAOqLto2kCCOgKJzI9kmEtbDux1+iCaCFELqsf5rndlfLxFougzoQ0fBtYiChFkIbUbpfRm2VEelKUplSlnYENazzFmizWKVCPmw4ouGKvLJwhEaqaABR4qqoeEIAOrhDaQFRXqi0Gqx/Hy9MtByCDb+7An3BiW/lAkqEv3GEEFDAInK4yLEAkaQdN+IIMRqCEfyZIalpbhI3SIi0RlImSVOCAIX6ghY8M4ijsMiYr7Gi9jgbLqiFpggHuAAm0om4SrkDkWOsK1f88ESw7+xDY+kp0IqslyDZhs59ATzIIhtR1q1eVqInygKSrYiCro72PQCJkBh4koAFozZAE0rcIb+YRA7GFai/reaPzxSwimYwLVVeHQgFwkyZhQwgL18kmGDpFTjPkqETsZSM2xIEOQ7NTVxSB3dRJ6aFJnchHV3pe9I7GUaphomrS+174xlekVLSi4ai4jpiOik5d3O9t2rWU54BJQRsZxcwgt0XbqDIfbs1jg6egBaeQZx9uuFmDHRyHre0jH6dFl4UJKwHeRXImo8hAhXFEgGMVgJ0eDgmCCCqv6ygosKKbiAKw0FULNyFBPgJbnjys4yVwZRLCzF/6/hWjAaz/yE3LzMP0WJAiJYDLwhiIw/giQmEcW3hZirgkJS1csvbl4QFS9jBCssWvHcDMXhIZbEMIsMGijCl9LIqwUmB8ta3R7yIypumB8cIuxsFxIgSCZXVnvA/zylfRiy5M3hxtUkZHWtKTplRlCPdSxBlxcXDU73j5eyoejs/Qb+QhTTTwAKrkUccEEBJGJhLNB0Q1JE6YghoAqeQAjSLWV93BLSWQHVAY1Dlu6DDtCDAJRwiSqw0u7AzyMZDvPPmYVpZpXRxxatqGxNdLMGG7FNCAqYaEDziwQVLCsoiBsW838cqs/LK2A/uJk2QDQBKOmzAAEUy3Jvn47q7zOIha+wA+/xOlww1YEAFeN4GTk3AOoEicLF4DXAIEcAQlFnGuf0rA3DUZxY18SSrwSOtFDY2khIkFXRNNjbqGNpVDS81pPwNWIommdM3jq0Sc49fmO+d5zzVTXyt6Kr/kXTlHg1j0mHeadG97DlRsupFaeHIfezoqWcpYQA2CKVsXG8sk+iEJSYCJXaCI0lDKeNFJJLNC28kHKUqkiDKWBSI2nboiGoSr50200H0+tFKIyi7n5aMWot4HKezej+cJKym2mYd5+JFMgsOLbXxCPNUzIhVps2If87Dp81r2bJuA4nKTkIQicJUPA+YBPvxm2UAkUcYqjUIRolqzeUzPLo1k5Crauv8K1TdaI365SMIaLhNtuFuTV5QpmV55Hh1Wtpuzb61xno45YFVJdKPDzefbP29JH8198Idf/HspxeFcSt/DxTTQXqP+p1d+/eqSmujQWdxcygSVDNrEg/FZ5PJJtUObyIfkK5P7qyEC5DcbapyhqYm5YDgNsy6aaCOZg79gAQX5gSfIEwjckwiv25B9MCHRgY4yOpF/mSFVQiiLIR5FKBv9+kAJcwXnELQPHBaBoIvL+ZkqWYS3AxqbEBpCsx6rQpBskTHbIDwgMRHrqT1Agae/Yrn4m0DraT+ZQ7Txq8InYi+ccy8r3EIuVLRNATqhOyItgj/366+ZSiopJLUuUrr/l7ueKUSwx6GuBEO66aOhT2vB8Qo0pOO7KNTDNaQLzKOXNnw/pCJEGWw5OxyunnAK/2ibvmscPZTDpUvDA5vEQ3RC3aC5LtxEUMEbR6MMTgxFUQyp83Op14ApMay2Pjs6RLxElnujFiy6OsyVOqSxXInDpaPFN6y+MxxEM+xDPpTBOZxDNPSKdhtGYBQiNsRFN7pFVcIXLbGOAZoHG3LDO+TDZ9xDJ+wvVUw6IRqiUQzHS8lCJRJHczxHv1mH1FjH8qOvoctGTKxEx6FE+Vs/rilE92O/wNpHSbTEMrTDZsxDYaw2fbxF7LOQojGmAciWEoS5KbzGYiRGN8xFmiiQ/7NJG/5YO1nEvo1UQ2+UQnk0yCfMRHQsSUSxDE/cG5NcSZaMFMI5HMrolEwrok0rNZBsxW3kIn/kRkuEQzykSGaEQ5HcSYHMSb5zuTKERSikwIiQinlDpW/su5AcRImcxRnSASxAASXoIyEgqJbJv6DkRSgcSqMctXssSkJpSbUMjfWShPbSxLWMS7mEjC9kR9fQOU1Txng8Q3qUx3zUy3/cxXokr+vzyFh8xY+MSlesvoc8SASLEb9aSqJLSp+sHolMKmHStjJAsULkSEIsyMTsSzLcS0GBy7k8zcJISZJCTdZsTcW4NE2RSfUbSLSMxLKMxF60Tcbky54ESqF8w/++vE1WPEzabEymlIiOaYhsIU5sVEzg1MXBjAhFEJGxUoN8A8ps7EWI3MXb/EWknEq7ME3XHM9/eJS3bBTyTE/13AugW4V2xKJU/M3s403RlE+YUzrK5MlrpDFbPMvuDE6dtMdllEqpRLyB0BZ3A0+yxE/CxE3AChBtgZJfMkLrA8jvdMbQzNDttNADE8/1PM1H+74PHVHUhM2YtLTZhE7G5MnutEnnvET6/M3cLEzLFNAMNUqBZE5JPM7R5C9IJEj/1E2HHFALyYOrYJnniEV9nFEHDcwW9csVdRsPJdG1bEtHoVIsrdIqcs+7PCLVsE9EjNH6HEyivMfOdNFfdMj/fvRMs6REgARS0CRQ3/TDVcTJ3mRFnOxPX6RRnXQ5kRzTKF3M++zQuWmUvcGvkkLUR8PLwcCMvzjURP2HT4E0z1BJ9mTUviipvsAb9vwUx/g+lJTUSaXUwNEbvAHFLE1Vk4TNyjjFmQycVinO3BTSFv1OJ63QJZXRqFTSGi3T2iRNBqVAF+XRPkTI6vFOMxVUXzXBYg1SisTTZNTRJ91NBTWVKU2UynDLbMVCLSzPK70bvcg5v1giSIEU0ciMtgyM81Qc9yoUT20MKyXH82yiwCFH9FRVfDVHdayvwnnXUh1DbTy0XAVUskzMsPzLghVWPj1WHNVQ7qRM3rRRWu1P/2h9uWBl0z1tTHv0RX4kU4elvjdF1iC6VkTRVkNNSUmVVE4VjL1BSUsNUb35h5UFjVMN1UddTb7A2Z9TWZft2Zb1V78hKaEF2nwtWi5k1X1FxSIqhZq0VTa9VcSs06h9Vr2U2p3sWGYFUOEEzBfdUeO8nuwMWKv1UQ4dzgYdWDWF1h+d1Wn1RqtlOZI1FMtYjW1dL0nNwsFwy7v9Vm81z73QW7tlS3IEDJzL1HLUDHtNXL79m3jtVqN93C1cx30tHEwFnC/1WBt1WgD9S5AtRv0M0z4dyCclWFoVWIbtzdAd1q6txTKdWn6kyrEEXY6t0/p8QjiNubglDfeaDLplr/+9ddROBV54FVpRDV5SZVmifVRRrdmhzdmZXVTDUFRUBQyXHdehnd6/Yd68gVzutULYlFylTRymVdGKLdiydNptpNiqnUq1rdHa/c95rFavJVYmxVwoVVba5Vr+TNbmrN/8bdtlvdCczF3T6F2TpVfF6VvHXYx0jRu8JQy/NQzFTVnDvde9NVcItuDACFx2LcfkrZsJ7l4RBj/wPT/4LKIvNV+J/dj7vV2z/VEHTdPUXVP41VpgBVM5lWHyFUysZduQfd3PPNONHUkWllZX7EsCPtdO1Vb2/FvA8MTHQFmVrNnDsNQN1jnM0N7JyFmd7VnCQFdR3WJ1tdlMbd7EWVT/Mh5hNd65wrkv2TSiyw1gIYbft3Vd093h/fVfPL7R83XYPFVQtIzTO/Zc0O1cXhXkiz3kQJ1WQ+ZOjkpi0jBgUT3gSRVXxzBPBGbPws3bxSVcdFXcj3JLDH7gwGgiDvZkDM7ZTT7jxF1jV7a5U7QMyj2i8VXhOy1iHM5fMX3OhHVk37TfNvXjhh1QZJ1PWbXTPYbaI+bl4yTiYAZUqEVGSoRk0Njd9uLdL4ZZ71NJ79Nin2XeDdbZcN5mKi5jk/JZUy1e68Ve6nU0mTVVnz1jNLbiV65nRaMifK6i8IVVLdLlOd7aOjbLQp5fXI1S0HzfrXXTJgVkgz7dXTbfzS1o//qVY9M14j7O0Sel5s/YGwO+DE2UV0zuVlFGz3id18al3sPN27c06Qi+4JJe5b9I6Q1O6U+B6Xo9aXvOafnKYkvr0inatMBMZBbu5ZusWMwVVh0+3RtW6Jwk5oHm0OJkUdVFatsNyxxWZqoeVNLNPlzOi0vRQvaq2+T1Zu/r1NVMSdXU3sq91ONtZ1AFZ7beYm2e2ZsV47sJVaHlaTAuVb3eXp3+6/TKZ/pyVS/t50VW5qr24R8GUv/M44Y2TD6u4cgmaLZt3zjdZY99X8cmVn+m0V8dXbdtW432DFSd27lda5c2ZZnFZE1+aQs26cKw6ZiGbQXOZFBe109+1FRGZf+Rjlc4bmXADm6VStR+LWyxFeqIFllqVWweRuwGtWXlvsmmzuViTmoaxl8BBuis/kbE3u6KHmoiHtPRFg26vWb0ZCK+WI2aVc1RfV5NNWfhlVl1DuPptWsujlSejVmzflkoHte/QFn/zu95bmvLTVQCF24EfyLBXkcU/e3G/uc+Duiqju46Zmpdle6EnuxkVkw8jVgodequdmGNnWwMb9vOndbxHo3ylmRP3Va85da/XSJVxkK/GOlMdmJQ7tsKtvHWFmXDba8Z3+29vdu+Re8YH9fbTvFFCWmZTnAndyLKiHLWOJzXOKJYXdDKJF3ONdhFdub0jV3n3uovF2QvR2b/0Z3j7JZsJx2V7vZlrcblZ8ZlJa9UJjZgzHBgdB7aUXVn46Xnsu5zeP7m/+7meOaL/g5jv97Ubybnd130c0btoEVren5yShdf97z0L9xnwBnfNIfueJRwrh7oE7fwZSzxYdbwB+9wsfTwh/5ahPZnUWdfLgfgWRftujHU8rxzjvZoF69tsF5lUu5xka5tlk7XGG9yY6/t9F7XGm9cJn/XJP/goAXuSq/2Ui2p4jaiK5dMzRXmLW9k5oZq0kQqrIbzUwdmM2/YXj5mE8fYLrfusg3xOAfUOS+Nk6Vbb83Wui7tQ8fv+47v5SV0PZfrQO9rPq/e/Z706w30QH/nywj4/7Jm575heIm3dounmwVXR9igZcNuZgBG3y8P3RLHcFYPbTWv9Q0/Oi0fZDIP8f3s2s5u1s+uVZOn9XrXXbE+YIlndlLm1lA+ZfnecaAN1yIH5Su1cU9dafNC7xDGcWEPct8Vw2K/eKq3GylvqfsybgxFW82O9ReG+XhHzPx0c3k/d7Gl9c9F2B1ud2kt38U2ZmgWe5cPi5tXL52PcX23Xkjz4oT317zO2X/P673/2W1meILXb0SfdOfl+4OX3pcN0UuVZ3SuesqXmyzsFE1n3I6HcHWX3wD1+i4/cWqFdZq38JSf+5n6w1IXcVO/WtBPfZRn5JpH+7rX3Y7m3Uln7f/UTm8ZF3oiWmCYBnJNBnKlJ9dPpvFjF/4O3nEj1/Fw/dZ2hfEFnniQrnzrtxTvy2dpFxyg7t+y//bQdvvwJvvtRncxv2FPR3vGLpVOz3DmFP+PR325j3vbUG8D98T1/kT9d9mrd/S8AYh18gQS/CfvIEGEBwcuTMhQIUOBCyM+lOhw3T+DFBtCdPjwo8SKEA8avKjQIseNCUOibElxJUePKCe6hNlxo8iQJ1+C3MkyI9CgQocSLWr0KNKkSpcyber0KdSoUqdSrWr1KtasVCXJk7SOa8JSWsceLSVpX799ateuTcv2Ldy4cN2irZuWrly5eOPeteu3b9+8gP++HTz/WC1dw3XzMi5MWHFgx4gfU4Zc+fLeyYfb8sXsufFmvZ4tk25sunPp06rhLgocmfNk0LA7x17MeG/i2bZza77NFi/w3bSFx+ad+bfo2sd52za9HHbk47WbE+csHbnuxWS3c+/u/Tv48OLHk+f+cVUp9Kswlr/a1brf0fKnOy4dnfLq+oRlX5dMXb99++UHH3MDGqhaaPoJeCCAC/aWIIOnBRgggvJN6Bcoc8WXm2XFCchcaq+BiF11l00XnH+bjejfg/HhN+J9yn32YXL4NecacrjZeJ9babX3I5BBCjkkkUUaORRXXJUykTxiHdmUWf9F6FuL/QnGn4XO2VgljVxO/8llailmeSGZqLkoWpkQoollmvN9SeCWbzK2CCh39ejhnYtxqGdxd6o4m598WjbJXYSiNUldZx1al6H9IJqWoo66dVY/kqoV6aP7YFoop5AiZqimnzI6qahpNZopqKcWOqpaqbp1KquOJrqqp5euRWmoppJaq6y8Irrooa/284+si/r4JLLJKrsss816t9B66qUnj7NGvQfmmC9eeSG2DIZp5moF5pitlb7FKCe6asL52pQUdosum+RKaWab7paIInbP6SbdipmVex2+N5LIJ3SAhuvhwPxKlidtDBeob8AlIqyhjBXTR3C1GWu8MccdD6lkkxQ56fF75cKrmIFWtv+pJcrY/tnimyuLWa+8LY+r7rpZVtgfzdzCO+PPa1ossL9nBoyyuPt1uOXR454pJYwm5itcoMEpjHN1Vv+3p4wxhraioDD/5jHZZZt9NtpJyRPt2umlxx7Zitass4Y+L52y1FcOmHTPEb4cdLtP0ys43t96Cfjgfcfbt80Wcy02fC7+C2d+AIctOZZiJ72t3pzfzPnfgdad3ebzYj60udqlvTrrrbv+ZCnrLLnkRCN3XDLia5pMMehupo403Y8HXibvjM/Nrsu/Zysh4cf7/vPduVNOnI7PqZz8xTo3LlveF+Nrr83RI7+9mPR9HTnVmCcItuGTvf4+/PHLr9Xa9Uv/uwq1ZcttfPvEd1/5/062r7l563TSK5zpPoe8A7UPcgd0Hvlyxr95iWt8T4se9xxUQHv1rjceTCCLFCQ0pyUuayRE3/eoBC4Txmst83shDGMow6DMrkkrsV3HcPVABzJPeRzUHQQNtjsfAk2IQaTZ6CKoQLr1rmgTVGLM4iS9lglPTQtc4t8a5L+dSVFHMzPR9hp3PqyZsHrFM+Kf1mewd41rhm58IxzPtrZ14O9++YubBINYQipK8WAYFKD35LVBie2QZSDE3vD6+MEdPvGQjcRaBYGIxQodLpENbJAHs8jA5l3RcnwMpNaMk53hjM5xyntLHFOpylUmq4a0WwgO/zkWqQdCkXdA/OEeCZi+Iebyj3t6JBPzaDLFEXGSE8zdJaG3o8iR74rJY1gSl+fHPk7umV1cEPDIGDUv2nKXNFKjKa3oF1aSs5zmFA8d53g/uHlMbkfUoDC96UxD1jJw2RPkJs9VSObNM55y+uMiafnO3QGzmod0YD2jycsmKjKa71roCkkZwjyiDoXqG2WNSslCh8LlnB79KEip4kqRmU2HB0woCGVGRGL+8qC9pGY8CwrPZBrzeVq8aSORWcSghaml6upkMGMawJUSjmdCvVuHwte8NcapaCRylxiZKs7BhLSqVr0qUdTZNvXcsZ3WROJL2bi3of4To0d16eDuuf/PtC5uqflcaj+VmVMuHlNLas3Z594K0ZfGdXpJTdcgccrUFfLIrBkVIdimFxesMraxHx1p7Uq6z3peb4</text:p>
      <text:p text:style-name="Standard">sMZSlFAWjZrg1UmjWlpy5vWlPj6RSXZe1pZiP6VcERk64w5ScBVerWMjooYj5dJjhpq9C6OLa3vk2l/ejotvVIVqZG5eMiRrGW1vhtqBla7iLwdtfJLMIVYtUsIdcqybb2dazO7O5pIdiP6OYBu6SlZALFh1aONte0bHXvWAP7UMNa9IMQ9aRU88qY3/K3vy+cnewgEsuNubO08AQUKaBwBC/0IAtgbWJ0XdCABQxABPkg3m0Do4AGoKDClw1ghjvbQJr/nvWHUTUu4twQggXgYAZosS5Av2Q3vHquxBTEp2ubaV7PyvZ6nI0qdULMx9wmNp7+PTKSWcc2/CVJIMUVMWh5s4hVJKIDXpjAEvZ63bfcYMJqEEFzT5OPLXgZzDx07XS1e+bdgnfHqj3pO/ehADmwWASIiu6HZdvDG5+4vbPl7oHfa1MEBnZppdOofQs4wn79WS1JfjSkOzZSiaBHslMcam5AkYUq02ACWaADjtm8D0VsmA1fFuSENryAU98SxDaWqaiHGWf2QpmMBVTxHlqch3yAGqXedVNLUzfaQIc6yjP9dY89m0EhB1lgqy0su4o87EhTu9rLqmP9QNbVHEKZ/56KyEM/8pGFLCxh3EtYAgHSTQA64AUU+djHIqKL51bPaR9kXrWZDziJe7Pa1oJWcwsBreW2ipCRs96HG+iMAzvPO9bKPhgoa7teweqVrBz1mYwnLtSKCnuw0iUsGtFq7ZGTfEgApl20BqyxAgsQoO7OwgSsPIEjdIAGR6BBBzwdHQJMwNOjqFOgSzMKVX8Z6DIt9ZffLVgdP7vWYRX4w0/o9Db7MQ+41jW8fT3NGQcU0cV2uL+H3U1jW3aznWN2tAmmSyBn15olfzvcxbPkANPuyXU95V147oVO03zvMs9yW0CxhER4IeeA361posvvfEtvzGVG39bpC3Bi+5OnTP/TuJ/Pu5aE17m8eQ4qAE/UVMwjMvIxvvig/YzsZaa54G2HOMh/LPK40772WnEltiutP8CNeLmDt3nPvXCEmdMgEZ9GTLxh3oEOHOEMq+i6UBdBdDCjeMMoSDrYofbqbi8dtpo/LIoH/jurhyDXM8hDdLVO9hkdOqB65mujNz5RqGMc9DVCe7NTKDO2HzpAtv8/AEoFth1E7CwJO3Hb3XVQvPHcBCRCIvTcGfScBDbgA07AuqnFEkwAzjFfD5wBARxeyygXWoCaWsQbKNCBJCzeK8Dbc2VdWkQXCfZDC6pFhkyC5/XaPrwCHeRDHpDZHnxZ+lWKIoigneyD0l1YP5T/V4bQwaNYlyLsg7uBgtGZhrvtg+fdST5cGHStRZ2soBMhRq8p3T6w21vQgRnSwRP6xSI84bzF26jN217IG1vQAbihxV2QYVqAwhrSRT78iqPEWxq2xSKUVxL+xrsB3Ri2YD98G4G0ILudIAraybuBG6gpQhWyG+ctnOe1mtnFV9io0cCR2OcNURrtVMYtFFRJntfp0yYtWsgNUQDGoiwmxeyoRzrpHh613Gv1wxnQXM/JXMzZHM7NXM1Bwbv1QxZAwfIt4/J5Ggl2BnPtQym4gAwsgDUugATYwOKpRa/1ww20gRZc4wLwQA/4QIbcRZ2UlwZQYzheIw6swCuAgvWx/xpadJk1VpiigIIkUKM4DsAM0AGdWKEG1IA1rkABhEA48kAcEGKcgIIisGM/IgIpJJdaFMADQII4YqMHLEHDXd0MHGQ7YiMBOEIefGNIDoAN1MK8aUAQhOMKTMINVOM1oqQU9sYoIEEb8IA48oAEZAGivBsP1qMMhCSF2YAe7oNyeeNQXqNCPoN1TccoPEA4fhlDbt6KLcAM9MP03cBVjmMcZAEpeCNCXqMEiABeeOQVUp7pBQ9sDZu/vR/8jR39PU/9qRD+mdEX+Q//mdWEzKJf/iVQrMdD1NC2yZIetVD67UMvMh/NXQAxCl8z9t0ZZFkWQkHhMWPxAV7LAKRYEv8lCoyjDJTZK4jgQE5YRn4mDiDCCpYgSXLlAuyBNcKmNcaBACyCD34ZP0AhV4YjDhilFPZDAYBjRlpjWQ7iPrBkOMpAV37BCmwiY+QBHbgmbH4mWS7BCg4dhw2nNTYYDmbiE5imOLKCCCiADMgmU/7jXWiAEcxmDRDlNTZYw1lkA8CmeVrjO+ZDvEVXAbTna2bkCszDrk3CfrqnNYKAB5DCJqaFIkhfefKACQSiW6jgvQ1AAmTnAlCnBBCAhJ1mb7pbEmaiCJRXw21f2C1b3lDdZw2Sr5WiKP7ajn3SxKUdK36cRm3TgAAmjsricE1LHalcxrCcih4bHZRbFpzBGXT/oJEmqZEmAhQkgpH2ABScQRakWw/QHDN2gPFVimiMQnSpWDsOwApsQRtYKL6txUC2Iw88gQ24wFiO4ww8YRIqwg1gpDUawgqsqQyMgAQsQT5s6KkB53qyWEriWQEE6gLcwQpAJDYuQZ2w5DjqZDYiwQOsQEBChiSkhQLQ6QKMABekwAPkaQ8swT64wr2NI6KKKXju6XNx3gJogRYg6qe24whgZJraQE7ap4WhBXKOI4eNQJiO6TWugKjqKn+iQK0qKg+8qa5KpTUmQJgGgQzwwAqYKX9SWKKGgE6K5HPRxSvs6p6+Al3sahyQgpxNmBZAqg08AHiOwIQNABfYQJtm/6jSoeWaBale7lnTyRpcit38EVXZpd5w3KXrvSKwSVxFkUmOJuz/MQndOdnutVYHqcViXinFVqzFNqMH1oN+GWEeaACzdiiX7kNwfqkIZIgiqOtnjmt0vcIrHORrAqFauCaLHSha5EOGBOT05cN+2mdKkiQoeGw4oqRKLkI9qFqLRZfHLgAFoECG1oIUziBjuCyFiUC87aAepqHMSsCBZsjPfqyLxWz5becSOEI+nOk1fplyYWdBPsqujqOdrQIdtGwbWCNVRphpfiWd2KzUFt08qJhXkqsd5sFZQKeEGesM1MIovNucjeMKiKGeqCu+DW49rliLZWGpJqsZ6qyhYv8j1cbbhmLl8/UDiIpo99VlK34GilaevcYfi1rcW71ol8Ro/hmQosVe+uTFP8iFwu5u3O1oHQmXpVnSsaXFGWzgxR4vxTJYFtSDciVmg7imtHLkZPgtvmWI1PbAMwSkFQ5d2K7ACY6ChLGBh2kvDaoFmV2fCJittOrhPIAti80AnjnKrobqKOzqwjlut9QDs1YY+s0G0OKbF67FyGJjbY4Cq0qAAJAk+inAVeoanv0vAqvFriarPPRvP9AB9T6oyF5lHCzBPCAiqV1lViIcnX3ZK2jhW0jtCpihWvADHUgl0wrAf6hwC4LvhGWoWqjaombIz+nwwk0GSC5AB6tFJp7/X2KKHycWLOy26IP5q0St37/CV/kE0zwJbOty08OMCe9uMcltBGHaXdTRGi9aKfKWcTOu23MhIvKAG8qqAQG44Vq4AuQWnVaWmQhORlSGIwIvggo/Q7idyYb9YLo2ABsk6yTUJFowa4aCW3S924bisLcSAIDS13gF8UsSTFoc5B4kKxTSSWIarYVZHZ05aB7kwROCwgBn6B33gyILwIUlLedKIQpDsADIY5l5XrwpFy0vwg2M8gz8im1In5cRAD/oYfpNX4tA8LAeZxtssgng2b21WIaUFz9k7TIfJwyrKvnlWoiWrv15oul6n1rOZcCFs+qtZei4aGYhMX6ZEoNw/zE8U5vv3qKPVguQorP20QUBkLEZH68XJMIOliAorCbliCujwoYKvrAeC0D/LtdDcpgb58PVda6G7Fu7Vmghd7DNQuFxtmSalqCW5sE8lqx6EudBh1Iw++3C+eFbqO1KP6HnlbJrttiCeiRJxpsreOtJq8WGgoAM/2xL7vAapiEd8Nu6tfIi9BoJTkLhnlqhLkBGZ4HSFaIkKDKfxptK8sNE5wXRzcBz9TK+ed705YEUxlsGrJi0ruYo9IMch2Ootm8RpyXvrR0CSXG+rpcvrV4Tm/MZrZbUBSw+7SWe6Ew8F3aSMUnIxE5hEtjXifEY8tzFHgE/I68zboj2Ja1Czv/DB9vGNgItCgzxbNgjECIzM5XrOF7jEA/irvVD216jbLJBfybdrj4zZ/xvbGJoLU8fgAZKD5bZOQae1CoriE7CSq6ntLYvW6haBLN2UHvvXPhp+kqlATzBNS+GaJslKNjjhS7AE4iAI0zCDtq2NVInfeJqpgRGcLopWSvzWjtemarFu7lsiwHzGELuno7aRJPuXNlTGDux8J7eFTeUfOVY7KLi7MJo7daoKsqGYTd4f81zjwavXhfVjcDcZV6pBUJ2GVsgQELt9LjCWav3iLp30e3qtC5CFnLGcFvAQo+S41EnhXn1raBFiG/3HnymeX5mhfEDckqrFroFLLs2cbr/MosTMGOgbARDByxPqyi/7ybmdEsaABdohkXHsB6WdGb3hjDjm4mz9FoowuhCZxCTpQ3EW2v3542L40rLRVTO5x5rADi2GEmmxYbyL3yLrghfal2AwgNAqnUuQlyPKGCB1V51oluO8yT16yjSJcD2NRW7lBVfVNrJHrcMi4NfumPBxBc/7DdvbHyMQgRWbPOFOvIewbo95bHBm3xzwSJsdo9MX7c+wGySaxLeyeJ+2SRYAIfJ6+dsKA9AAmzCbHWp+tym6RakALLbALIf+xbYWdnKOnNmCluMwihIgiKwG140NQHU5GGEL6/vRnona3nlNxd2+W88sgzXb3PLhVGL/yvgxgdY4zpS1iN/3jhNQjCy53sKbIGyp8AGPEOVeGMJiwCp3TABpKEtv7cR8jFaz4A78XkDfMF9i67CdXNnZVzTVVzqHnrmdPrr4vO5GLgZGRrG2y4SOxqmp/xV+a461bOz3LN/u55bLEEPXOnwXThlnwFdILJfEWs4xsGdxUaRlzhSx+9a3KYIzIM9SnP2EB0XmCY9vjJ/Ni4aVsoFiyFbmzjWw9vKxsjiOSdndBkKaGKO+K24U7yTTwaWT7ltbJjE13JHuyQ/DIZCE7D+LnQ0rkWb/2DJ5sGd1cnJmmaG1v2eoqC1g5orPOEroHpcmO0M/O9LnsUJf31aXFiIO//ogvZFkYfqh5afAyMOoWu8KZLohItI6SsbX09x/bVZpENbs1F6lqi87IcUYm86HqU+Qt0IMkIgu+VBKUzs8Vqgll5OCMFyhpqsIoTbrlaYFEI3noErKOQ0QS7qPnCl+Z3FM7Kb0i0eWK8aAbDFLrthFmZ/3Ev5PJTOWXr+f04iuB0lwjU8eA+/co01mFe85+UDlGuBlP+GRRMwKABEHg1GFiyQIKDfvnx09oEq0KZgHFL7XDRAoUbEvkX7OCbU8EDLgh5LHOVZlJCjq1EVF+CYoagiCgkE+O3rl4+jyX6T8uXr93NfHo4aF8WU4CHEAjUzQA3dt6XBggEZFebL4yb/KY+XTkE9iCphiU03clqKEGoTbUK1admudYvWaVy5clG2tft2bl66dvX2HfoWMFy/ggMHHnz4r2DEhdl2TIzYcd3IdxsrhuxUcty1jjlfnvsPdGjRo0mXNn0adWrVq1m3dv0admzZs2nXtn0bd27dtUut6t173Sp5vncXTy3pMuPMkzHD7eeKwAQaibK8ypclkZcO27lz9zJylKLmiTez3cjSpUaFChVAKoixKdaCT5YwbKjxRlKXixZpqKFlDzUIyCOhk5paJI88FLAIo35YMkiERUCRcMGWZrCvqQNdsWmUgQpaoTPD4PoIQAHn0UgtnEAhMUACJuFIvHweCgks/46w2sOlszj6aI8FVpjHp44WlEkAUDoMIiQcbGgqIUVGqdCl+JJaII4lfMIJuRvcyzGPSVbBSaMJ5cPBrBvIWsAERYRSqykUx6Ojn6YKSGqABL5a4kS1KsTorHwWmXMBrZCrywIaw9rnxhw38uww5SjrLDnKHJ3LUcYinXQ5vyqVtLLJJm30MU7xIo/RujYVUcQQST2VLeNcfRXWWGWdldZabb311XXk0VXXUuQpRVdcdRtUVFDLY84p/hYZZYlEjqBhAgLooOOMI7rb7rssRhklVMsgRetPK94zi7998itIKhEmdMWrQMHaSChADSLgFVdAUUCGgiSIkKNJCqhhBf8roQpQ3VG8YmNek/xtI6QBbFh0xwf25U8DJH3kB6VMIX2lQgg3bOjfKl/RUl9++1HEv5AwUnGsss6Ks2IteFjhxaHygcogAXCKeVyO+Ov4oI3YjYrKZ+DELwQaB1wE3wvXA+WGqMic5KOCtIqzn40+2neS/h7ggcollEUZpAU60cKlVwTDGSO0fMogqzG47egVr74ACxRFWibz5WJZZZQwv70ttVPA/760WMD1OtZYTlVFvLnDNYZs8vJMVTwuYTXfnPPOPf8c9NBJ+8034UwvRXTYkGs8VVIjhwuUCUdZJIszEpkA99txxx0KAupxhQ7rmtTJucaOVcSRino0aIX/LUIAm4eo4NvoIXR5eMIGG5IeV+2N6Dg40Dua/wFssF5hCaNX+pHEqz3utpI/kgu644kUHpBBZX5jNoALVUdNsR5eQcECtCCB8UWlB1nIx0cagDAeiG8LPyCaVrKQk0TNQEf98JCPXrQWoxTJa+gK3wpsgL9xMSQhc9LCAK9nAwvIAGwEO8kkcMYDCWTvefpaQh74ca6CDIALNoig1DCIqClh5ERD8WG6+mEfjuBsKn26SlZmsBlQFEokS0jI3jAIMczthVUZM5zgWkdGvlDOjGgM46NW5ThQ+S9xriOcp9LIxseZMTCp0+Me+dhHP/5xVvIQ5CCB5St5ABI1xLKU/6YKxzhkEYUoG+HPKPKwLYjVZSOSyYwm4VLJBy1geQu4gwSVoq6T7ONfIREhuqKYLA1UBGGrzCI/FkQwn2jQYgYJy8k6VpAB+nImJamaj+Zhn8rJhQ6fBOUCBmi+ebySaLLUSgHyhCiy8M0p+1tBTYaioK8IQH08k8GUVumwctmkH6lE1y97xCcJ5UOZIpSADyS0j1EsEV0IQwErzGLEnsGleh8SG5NssicRgCmFWTHB3GySj3bhrR+J6ucaP6W4NX6Rjpg7HOIqitHCDWZTd1yMZSjarTHmxXImVRwiWdpSl74Upp5bhyTkIYngDGc4qIspaFbXl44+8oyTAQWbvv8VOE7KcZNDUcScwGa1FTxjSBhZRJ6amJ+mFsQQiHjRouoiozZEM1AzyMKJ2EYVjhTACKpMYFAE0i50aeEONnhFgiTBsxW8gidtvBxKNlQA8olwBGLN0CL8VQOw8iAOAxrqUCSaILTYdSJqyQPOQCCAfbjCQzP711Vn9oxajEJ9HDFSP27AMBE6jB/8mdA+FHGDfInQEDaoxX18pogHuMd6DsuChr7mI7FxNYBRGcAM6tnNss4jY3AL6+pQ4oKQjEQhZnIZmDz6uotyFI8ozS52fwrS7I6Kjov0Lhw76shIhVdw6B2PUb+7j52+F77xle98SSPIXv3qV8F6ryKDurj/Rg6OcUfljBhfV9S9xmV2i3CEIhZRC1C8gg6pNYliULLg8DQRJ02kS/DoUI+ffHZd6uEIdZtIh3zMA0F5AFM+1Latn7wCFLVQ7UkS0qaPqjQo23Jx1hAkYhj5xMKx8xlXh5JiHV32Ofs4kRcTlAcG28SuGEOek1hsJC/67BWkqEWJJ6RatnbEFQ12xChiJ+OmCEV9y+rHKBaMvJKsaRFwktCJqGsTWM7Ey5INylTPIslzZrJfKG5KhsvVpQy2F7xjDClGyzjSRXPXjYwenE/jeDnI6TW9k0ajdi2tacrRF9ShFvWoPzdTnK7ipsTZL6XFK8eMuvrAkHKkGFOKGaDw/6cfa1LE0SJJoHMKRSinrAqJUUQHIbdpFEcl8mayNrdFKELPQ14PR46Gkp6iCp3lYdKV1JY1GDtGPNQesrALVFy1JLXcylrUBn/UL0BrRrRD/QlKYhc7eCVbkq6I0Wpz0qauEsjJTv4LUOCNyiiE1SRXpq0Xb2IvmxxayHE5Mm2ri95He7ekk9uuGjPtmYyTtOOMJG+kb+xxTC+6dZ3+OEdI3XKXvxzmthGkr2iO33XAl7/mBSPIMxXg4hWc556OdaiOCfSPCrhbBAZ60SlsdKdT6unrHYqNN510KFtsBRn2Fq2fLuCUG31yPcmDKwxaYKnDezmmUvjHE024iyu6v/+sI7mj66hRT0P9U52mu3U3rvE34p3oX1RLzAlfeMMb/tSpDo5Od9pTtNvR1f3V+f8ir15ZN/0xs4Y15s+o8socuNZN53pKF1lryo++eNhGepQfz+lX3/2RSBfMmnJCIl1qfTyxTnvgXl/dlUP67TvvLqtDDvyOb1Tk7C0v7Edq8UpLPvDXZfnhqV9968M3vzU35CFX3XbAoxvwfO+5Sb3/+dZz/ucgN/v40R947Q6Y+X63ukqTuhdKSz0hmCUIYmMfd6ifXP3M73IWRc1iYiowBqnc77+KCtH8z/gajeMg0PWGj5GkT/BMLu9wjPjEr+8kzfVEiqOuTwRHkAT36NT/hmPxVC2makr4/M/nXpD4PG/8fA6oeO+OdG/r2mj9zM/yNAZTng9ZSI/vnC8IBcOukkgDn0/+jMf+QoUh3CAKJGB7FmAMTOxbPO/ymE0HK+73MLDuYhDyMK74IrC9vvD+lI/kdM6iADADE00Gx7AE41AO57BW1oHm7HCQ9KvxSu7xwG/nOJD9gm739K7zihAEhxDAAnC9mK787C4HyS8Rz/AK92F/+kcA+RASW20LQy8/QimBemLosHDSlA4QzdALkY8MJbAP507ugq/iKtCNCFEMS/G6llASz08WxXDw6JAXe9EXaeMES+c3cI4Ww28La3AVs9AY4ej/mvANzQv0/3CRB9loEBvwDaOvBYnwEqHsAT6kCVcRL9SQA79RMfRmSrTCB2CMyBZRAb2vEU/RFOkOFf1LE2HRFVvRGuMo+aKx1cRxDZ2vDRcQDetx+n7RIA8SIUcj+/JwkN6LBZfQDRMR/Nwx8sAr9HqwU0QxGyUy6nKRGV8R6S6SIm9xk0DBFbLGxoTQFotxAncwzLqkIaYlJRPwBjcSHOMxFfXR7VjxJlWRHnHyFcGQ8hhwA9mwAy/wA20QH/shIZvSKXsx1UhnGHeqFK5t7mDQD39SFqFx6YTuD22w0aJxB0MP24xScpTyEF+t9Nhr6hTOwIDS8syuMw5kHhaLKyaxJpHRJ/+XUicfkCdb8B0B8y91MR/nsSsB8r9W0uQQcy0jcuR88ikjUzJFEL92ZZAs86V85R+Eg1hmsfIS0wWPkS8uMhYD0CPVchkjUdNO8x9zjwfDMvnwEhH9USv5sO1E8hjJUgEdkDHDEB7vMSdpszd30jCDkjB189J6sxY90BhZkxYnEzqjM+ZyShiFcacEySrFCyvPryWJ0h+Hzr9ociBVMyLFcjzhj+3QMDzBUBuFEBlFDyhhkwbbTyBFcQZ5ky8p8Djhcgy/ry+DszD/sx1DTjgdsQHjEiwHcyikk0EbFNQs074glPtaSjNpqjNj88a2kysR1FImshDZkShzMzUDken/gtIHC7Ee/a7+rG4o17ARyw85azBGLS0wy9DuLNBFfbMla9Q/gdM4hTL9FBM007NFW/MrnTNxHFRJlxSmpLI6Ga+lVuEf7DA7H2U75dI/QxQTP/P/ZtQ3VVIadfP0ArT3zq4225MtvfJABZNN3Q8GDxMtWZI4+bM2cXRH8VM5me9OibQ/nZFA9RQp1/TrHjP+3ItJDxVR+2gLbCAFUoBRF7VRGTUFIHVSJVVSHbVSIzVTMZVTKfVRLXVTP1VTKZVULdUHhsot8Y8jS9FPv047/1Mjs9RMBRJEm9FE2zT4VNTpUK9A7XEUMZE0N89LEbRHBVQe+9QvV5IgfdVHf3RP/5kwOQN0LQP1SJNQHxMVW7P1cxhViLjVURd1UbkVUrsVXL21WzH1XLtVXM11XL/VXN3VXbn1XelJGwWRO2VV/oRTMcMRGykSTMcyQceUT98TUFHUYAm2J/vUX6GvTE80L4tVSBN2WfezOCEWWOn0WflUPzMWNJ21VTvQMc8TFrWVZEvWVjzAB</text:p>
      <text:p text:style-name="Standard">3wAZVF2A1Y2ZVPWA1xWZlXWB1qWZmmWZVEWZmnWZlcWCTygZ2s2Z3FWZ30ACWx2A362ANSmKDXPQzdUJ3/w7WjUV221IpuxREFyHE1RV89uY3MyGZs2G8syYC+2pOCuYgGUR4k1P3XUY+tUQe9VY0uTWqXRO+fOZP/zVm+NQzhwqjdWAXAB16WkdDi0royyEmE/1DPXU+4mUT4vMStbVPXIdDXnFE3Bk2PvkSv78TMZcTdvUtLSFkhFV2Irl3QzV1rxFG7L822x1kYHVT19dW9nl3ZnA7984zI1cwVZ8Ewz0l6h9uJedfgwN2ytFqhIlHG1lhq5FkOftmD3UzST0kMx7WEhMD1/01iTFVD30mIntnVLl3uHNHWL9KSak/54snbTV31VAwV9BdVoSjhg6pB8Jed+1Wvvjnxh8Sfx0XEzdHnfVHEnd2CTlwwvl0vzlALvE3Y3dz1jFRFDN3uZFWPNcnXdlmLH14Il2CKf1/coWIBN84A5cH3/R5iEQ8OQUG37euOl4vcfJMHxtlYLnRd5gzfu9JN4y5Qcj8513884O3TjZvV+t1Zr+VVf0fI2A7hfc/B6j7VZ27ZXwxd8Vfd7EbhgZRiDkRRDd1AZVbGEu1h9a+p2a0pXJlR+65eAQ1hxOU5WK7h/FfhgN3EaP3iJexhyt7Hk5lZZ07BzbXNAk7KDv7aCm7gYj+l0u/eKt3R0R5ODudCDDXY+sZgxvLhk8cuQeMUyLdmSydg4SqEAhGOMPxlCdWUSdgVK42uMhQNYqHO/Xrg0Nxg2qfiBWfUMnVZPOclh4TSHPQqPVXMu6m0f6CDchHiI45Y03QLCgmIfkOMkKAkn/6alj+1obvtCTThCEuignrAGkDVYitn2gr13iqk4YgcZg7X076oVPTPYUCU5W0m5lEujFFBHkGJFHkZZEtpZIXFKk+HrN3QFle2LGGkzazcynHX4HTMQS4fzd+EYIwfYWQUWLeYm3DRMDXeZiUE4U97N/hLEPs8YgstPRSpakCkYdXtVMHfZmwM5bt+WHzNtgdU2ndU5USVBOLLAnkVDHrKghWWlb+M5kd65Kh8UO8OYpohRluWYPH/YbBH5I7f5nHkYl6PuRscZqndEAVrgAaa5zqBYe/c3oR0DhXJiUcisehU5mvtC2BqCklKPqUcabLE3m7/3bC/QpOnWQM0ZWf8XFKaxdR2Q4H5GwK//GrD9+g5GQAZuSJ4PCQlqILAXewSewANoGtSAQ5BQGDOvk784Gn+nEe4A0JAJ0Y1T1JHLFkzjWqXr2CMQwAFgwQ5qgBIIlqL5FxtRSgOewADioQRMYBI2IAGkQApK4AO++mG/mTFSYAA2QRQA4LdXwACkoA4qK1W70IlRem07+5AHOh+/2XXjuqVBGi3yGlsfQgkOQLzHm7zLW7wNYAVYuDjeGW7C27zN2wBmQEpZIwt+pZ5rQ6Z3RRJCw6bWgVd82oSDYxWyQFeGGjTwkKbcF4xvI79VJ5Vl44WNul6TGPl0VS2UJS1S5GPXGofVtHL/+JD/c5kjMoABSCAQAsEINmDauLmjdbSYz6gelLu3TYAOCkAG6kAKkNs10Qna1mRaeGxuvccqAIy4NwEPkHsUlLsOSmANSGGxppu68xjKG5mkS9tO53Su83eOzBeh+8K7ExUQcuC9zdu9xTsC0Hu/jeNX2mPMzZsN4ts1Ane+Z8NX6tum39mSbSo0grqeZ4rx8Pmmto/B31mmW2PmUA3C7xizUROCeTKTWusH/LpKNJut3RhNF9pGW9eh1SIJCMHE7SAKCsG1Uxe205QumqIeuKC2SyAM/GW370HHO0kSbAAEDKAO4kEU8KAEQIAAJsIKg3IUCiAByuAeNsG3meMGQAAV//DgCgSgFpTb2E2AaaNcqcW50qM6y1P62qf8VsHZtJ86kRPiyxGVzb9gBkoDmCVBAcQcBfYgvHHABGq6NgB3QQ4gvp2Mv9fneyigzfvdJXiaztd9zOO7Kn9FNAoBCbKApiv7H2gOd1HQwOe9FLLgAfi938373xN9NkMbeNeUMEdMEfDlrw0hYIgNMeFRxGs15V16jq1VI0icBF7gBl4kmNEZy3nTs88IhZTbtsMAlYIg15E7JfsB2kVBFO6h2I171wVgFPJhQ/h0WaBdCo77A2rGKWy8Do6c6W1gAEQhDUyAQDhcnKW82qOY2xsaqXM027W8fO26icf9UAGhAQ7A3P9N41fknu7t5AC6AM6Lw6bCnO5nwBJEA9FbuOIv/r05gNcVgTe0ZMw5YCb6OzQ0oA2U4AsSSxEKfzPHWIxP+DaG4/ARH+PPPTYuG4gzO1jR1m01YAtkILANoUoIqpbHcNPjmOPvmpFH2zmgLR8mgZu0tKz594Y7QxKI3tYBwOcL4AnKQOtfoZpcQck5oQSYQAiEYBN4uwSIwEqo7gKJ++hFIcd9vi2EnbmJAJy4vrfDoM6o/Hk1d4JLurrLHv5D+kdXejlD1hYrBe6ZVAHkgO4BwsS/gQT/rZK36kaOA19mKGhw4ICBGfLWySuIMaNGjJLk3WDBcIyijesUKfgxQsb/iJUsW6ocwUMJhzsESm28mXFVgRov74zQouQAmwEEJGEEBCniAR4UVx0stQpqKYsI5ZW6iDMrQXkPIKJoCTasjAYyiRrEqnWgpH1s2fbb99Yt3Llx6dqt23au3Ld87/rtmzdw4L58R91AuVKCjSArVywRTPiv4MltI0OmfFlu5X359imCuyjwotCf3eIN3a8fHTqpOROOm+9taDqK8rG+27p2XsB0QFHu3FbRolG+/dLpnIft6NGc20rKly+54OSLQKG+a7tfnsJzFZXevNuv5n2jVgyQUuJDHg1PyuC5IoBU3X4ewhAg5aq6ohTnpQD4sFlkAv5V3SsFJLBJGkII/4EegIIdiEodIAiwiA3nlRDGK3thxuGGAwLWoYd6hTiYZB+SiGKKk514ooqUsWhijDCO5+KLmIE4X4wopsVjjz7+CGSQQg5JZJFGHolkQYBA1JBG8khSCiByMDQDJQ+JIRFFaBkZlQJTNkTJRvJkkYVVWUiCZppqroJmDRRwAAIBIxUplXcFtEFBRBxIUBNGO0EU0RdPlLnOVfJU1RFU66xy5CoPvDmAAHT8YxROjkJKgEE/rgXiiJndaBeNNQaoI2UFPDDCHStksdMIhjimoachwogXqTnOOGJdpXUWa195LLJdHpPgVdco2ynXXFus+QbcbZ3RwZZ0bVXHFrRtgf9iXX6f9QVsZ7F1Zh0otYIX2rTXxQVtPqFtZ9tn2C4yblujsBUbc7KVeyuocn1moX9hLFLPEwa8JwA/e8VWHL10rGCAKBiOShnADG8CQA88+PfBJHvlUQAXCU5YC391YDhPrjKKlyKtoKocL4osn/xypy7GjDLENptM84Ai1ppjhywnCXTQQg9NdNFGF+0llU52yeQMlljiQgMRsNHQlkWiuSSVlmwE5VWMWlpREG/SVOmQFVFVQAhB6UlU2QOtsw49XUXEhgRLWBSVVYdWpPeR6zw61AcHWZ0T4AN88M9VPq4V3s62hlqi4y+7LN4ohq1AgCOLtDpCHEskPPmskDf/Tvl4/dSjgAOBxLBFHrFtpgADsMRgAeP0atDCCyQEYkcMNRRQWl15pG7HA5NogAADu7PzQuvwIptaBgy8EEgg7HxCQvMFBJZEC7u3Yz077dRASVyWrQeG7tXD8cIDBSS8Tx7dk8B6PxkQQgIcgcDxO7SWcaaQA0RADSJoHM9QNp/Q9Os/eahHEMqQhglR61Nv4Q96wiA5mLmFPw4LAyLOA4B/BWYUBXgCKkqwBrh4YACyAEAkQAex0InufyrK2c1uGB6a4dCGPDQZDiO3Ih+WakdHK6IRj4jEJCoRJw9RwhfGsLRJSIlKlChFAaIWgQPgYAZJuooCFvLEOWXEI2pT/4oZz3hGDkRKjEI6SBZ00oagcGABb+KT2/4hj0lIIgtICQoKBnWQQK6jIx05yJG4AqkP0GEqfLOIIxv5KDUKIHE26RGnhAhEG+Hohyqz0T5YowhjcawGrnKMqHx2shJtspM+lIT0PlG8SQSPLbhzACyisIGEuUIBENhd9X4JB+OZDy7Ee4D0vheIN7yBf5SQyyLuR4LdfYId7FCmHcg3j74kYQ7fe0My2UE+WcFlFGCQXfU+EYh2tMMOzdPM/IKJAAd8Ap3sqJ4VbpAZDbShCxGIAAZAkIXYEEuc4NELalQTndC4wjfzeEVx6lKuh37SBgx6GPwgxrEEQHBCFG1Qyf8A87y8OGIUdHiFKzylw5SlMogynJkGe9iiUcH0hzF83EwdR7qWZVBAS+ypT38K1KDiZIpNGqNVmvhEqEziVFLjwBYHQrhNJSQpODDBVQhZijSlbW1o7KpShrKErw2JKpcSigTEpsai3IRVIYjIFkthKEPtTXE+WgVVrNIRrmBBknuLSt4k4ZQsGORSgfvHOjYFxP/FNKcvrRkqaVgrEpKyc5+zqWMfG0SXmm49LZCnFXK5m2NekxSdOR0vScCOGBgBAUaAgP5i4AKN5SV17XgBBLzJPuV9oh2sW8U+xJUB7wUCFnBgAAOMoDv+WUIRJ6Vl8ow7Pd6F0zi8RGduX0D/PeuF4Aa2mx/2dpfbaFKTfP143bXAILV+RuBwtcCXKiHXs7Z0plwrm9Y+mOOKif2nFjxsDVwYhrFaWCge/5FtQfcyLp1yqKULviyJbEjTm0H4hjOdsIIlXF/TOThEQu2whz8M4iQ9hCECGSObAsgGHvRkBGRR2iSiWldJfFEoWggLS4AiFBQsYMc87rGPZRKnSg5pcDMeCgFqoAQ2kO0mVpwxnAjwpEVFuZCH9dGTELKFELCkxSgYgI1H8AQRwBUhl1Ij4qpsSfh+SpOYtBkrL9MzdbXqVZVV6ZsV21gNw0UR6fsE6y7JFjBAgB33TE4/JgHNa/oDLrUIrmfx+Vu2/6QumXCAwxaek48McPOaBgYEA1ZngUmIehGa804enuMWak2CH/ODRQ0sMZlMf5rQN9DYIpCnO1h8FjgawN/+4HBPWna2HfdEmK80wAJ+8gEDTKBQDvWFM80Mc5h5gZZ7+9EvDPnmwp70DH/KgKFaTMIGF+uDCFf53mlrsIYrhfO6ZdrYCo/OpT2MsGbj/W6dFbRlOQuxv/8N8IAPhKhcNHGUpuTVQAkExj7KatYSbkYU2C0rgFWEmw6gBgL0o0gIWYebnDoDUkQyyJZaAhYbUoCn7K0idO3Rof6Wp65y9Yxs2KJTLPIANJghUpRCLGPzRcN941tmDQ66rPrBOc/tlP+gqFwzu0X1TG4GogaFwFevHTA+Siji0LW85QbmJZxn4s8Ooe7HvEaRut0Vm1PIy18UfJBNk6gOl6GBl0D7ERpdyqXXJBgfrPsSm1rS+lhvIScE/PyA5nRPdewwwgbYIgk6CHp1W4AW/H6lAC308wuIQE5Icdrm+BpwLqHxASJ60AMQCKEM6FnDEkJT2jy75UAbFYC4KCqKAmdy3jV9M2aJ/mB827v3ssewvEPHbQyzWcPAJ6LAnw/96BtxxE9cWimaCPEmZQHNQuoIIBYC8YhIfAnbh5v5zw+3UmQBrQlQK5GigpQD7IlMP8AUGzFiFSuqjQPt99qUq/IjcPMo4Zf/cAMwA3RwKJF0OIaFWJt0YCzVZsS3WOm2b3MGK5QzOXiWUrfyFq4QT4FQbG4hPaBGHfajPMWjHHXXdVFQCK4DLWCgOp+VB8IRabwUCFHwDGFngzFQa3ngG6AwCdYSKtY2Cq32apNxP7BkAaQQP8qhCMFFAq7WTPvQap8FLG0BTTHwAB9FF8DCMTfgAVlwX6CQB/NySno2OkB3YNhCUfEgBfHghii0BLUQe/DWDysgBBTzAcWRbQ6Cbs82YcGHK+7me+x2fMJnh0M3fE+niKykb2hoWbQifZNIiZVYJAQnJFnTJHB1NR4BEg0xCUYyJqXwcTxHJ4iUJZJwfzySc2aA/wMfcFV5dSgtxyPykARthQJxQCl3lBGScIsH8Ed4BHNDMUlCxiO2g4YTyHyKiIG8J23zlXRLwIXKGHy7d2+1Ai0jSHZBeDoIcHhW2BaTt11blxeLIGif8FmzNXc5SF9mFy2/whb3AwvrFAXAc1+L8Bl1RxlGCGt2kQflBAshsAX+NRej8IF0d2tjZzybcUy0YxvwExeL8ArAkVhqJioOWJFx0S/xcA+i4JEjEwZiGImSERr8EQ8YQgrAUiE8UAch5Aj5AEPPtkPt9ntMV5OFuIiCWHxu1ojMaJMRplMY2XwpYolFaZRHqRHUB0VAIg8K0FZPVEhF0iVfMga8CCROIf8P9bcnBFAAHKdPbxInkhCKQHIDIdAFYXQVXqMoYlWLSBBHwVgoWSEP+qQEf/AEiYNIZsaAi5OMNXmGNYKToLcbO+FljnFREHhn0baBATIP8II7fceCnJEECjkJ12GDcNAICKAAD4AAjNCZDHBb6egWaYdLjqBhIdUPJnF46BQIJGAEtQYXZHguesGPgmGOEACCG+Bev7UINmiFoDA/xVOH+5Bol/YKnZJgERhfRKeGNMIXeLcPkuABPdAwJ+l6n+ci69AeEiIAldGH0vF5MnNTMzREFDiI9NaT9ZaIgZiTDbZ04/mImARTSEmf9UmJmHiVrRJmeMRwxygJmjgDXSn/iv+wBTLwKm/klW3FBk9QAC8WJPpkVlBiV1ZhEbSYFquQBG0AjHd5KHLpCRq6oInjKDrHc9yXFraznJJBQT3ZjENpGUhHSnQWe/HZjA8Ib855X6q5OrCZPoHQPO04acr0BuCTTMpETW+wa+E4d5QAj3pWeI4AhX1nB0PaPqVAHkE0mSTwBq9maHTBS0i6Ad8RabeJjo+3D3xnB43AhHLRkA9gMKQibRkpdIBoo0LkG9TyLkiQAFKAB/8xkh/CMLn3AfS1D22oe6LnjIBZnkWXqDdJk+1Jngy2numZb5BqjXAagaNin5vKqf9GfQX3I2cTFTaBJqeoAEnREFsjlYzC/yZ71KFEIg/xB5WGBCRZ8HESsH2AVRWBFKoZAKJ3ORUU94twWQoKiDj9qRGAhqiEWKeKep50Gi/QOFmec5jQuqhquJgXmWg1cDzxND45WBlp903iI6RGSmiP9xZyRwKlCYmcAR2vQAfIozzVQ4+FcFKWkZBRWAPPUCu9iZv3pDGA0Q+81HgbUDLB+QDAEReaRj8WYBvNRTqYOlDLmFkI5Ba2UZBlGBqv8EHagCGxUiNIMACbUAdCAABXIARMoLKrFyEmewVxQpHiyaKMSo3v2aiRSqkp5aw+aanddogxFZ89c1OdSrRFC1REtZQBOCYXcVhkIpX/SRZQKSSFUgCHMv84QLMKp0olKWeMPbIKSLaVZ5IoemOiWrEKbgmMY8C1e/NICNERWeCWShCMFWE4iNO1WoGMiumM2LqTNGuTOgOjpfQYgtmizXqNG8IW9eCtjtemCgsXkyea8COEgTFpUcCk7Ugqq1EuwtEPGuBp+1M8k7sZ8+N3dtEbPdpOgbEe8XRL4DqZDiCcoTUHq/MAoOC45aUcqwGxzKEXKWqtZ5h88/VtJWACGiKwukIHV2g+3+aRm4AKonAP9wCHcMinZYAK/7Ft70Vhi8pmQ+m3gdmzzAq+hpizlRq+houRM2m068u+09c0QTJXaFIod7spTQlGASokXmNIfJMk/3m//An/vx8XloxkV361KbcoE3FQJlE1ZlaRoWbFnwo4SWVLcRbZvYZLvjWrojcSjY5Ko8toYRAoPbOzBQpAPapgppUxgj9aMnoBsYABg+uqm9krKtjShMHxhMJFdYjLFvwoLfHzhJ9GO0zIF6EBhZx2X2haA70Sj/jjkCPyPDMIhq/3FhI1p43anKl0aPtgQQ8zGXngAz1wBWtAAMgCGiu0CaIgBWvMxlIgCvEgCmnsxvuFqTb7wYi5YYi4sz/7bnusx+f7c+ULtI7FtynVvoeMyECDtN23copyNVMVEmN5lcJ4VZyIJFaEqmMAFci6EUgQBDLRf3Y1tq/qch/KEBKwD1Gh/xGDcxWmjAJQBBWtuIBseaJyCnyF3MeOesF8Ia2Cm71Gp8s/qVIikhfBaQQPALs1wA9dChdZek3LZbhyd4OXK3R8QXgjgjy2hIM/rE34s6X9SBiLh6SQ5hYaMGk8OAnJgbAGUxei5bD9YLxzQQcKQAGbNwOO25e/S1DJpysP1Kd+2LtIAALW+x73gZqWY4bXwhYL9C8NRcMyKYEbXF/eO9G5DMji+6iTysf6lnzDF5SZWlOJLNIjHSSfGiTrsBMyIAFiFpdEklUzVjVDUgpZpiplQstEsg6+mmQSMFgPGkd7AliMhCgUbCkQ+kca4AIv8WUJYANGDawwJ0mJ04Agjf9nM/msljUrHbzLEr2i6hkv5pMP1YVd2bMFD70dNmgHRoAEYop0CmCPuEuaG2CabVYPBWCPoXWC5PM8tcJ3rsavquuvu+V4cWHOuKlcz7EICGtgb8GwWmi7IwIKGtBW/bRzAqAuFcnDXa23NLQIPpAAdTAyrtc49QBgaYyS8LMIvFJe95oPrkBuUtAHH0AKj03Mf8rVHlzRV124G829u923F43LvE24wf1uJG3cxz1UXwKqPrIOJk2rQwa1VNR9XwtkNcHJXkvdRgZYljQVzY2qK/ByY0sVoerKY5ABkDBzaCQoccsGY1DAdQslRM01tlyx44mzHx0Zo5DUqaLUK+H/E3dAZ/PS0Rn0l4e7Sa6gaUX6BjiYL4+pP+xAAtD1Aq+1BZUxz+vIzaRSS+2QW0YwPVoKgjdAqGDQAtA1PbAEB8jl4RYwgzDZdkaKXcpTaYHgeKThCmhqPO3YkCweHvmAXurFB0Jg2XTgW76L1fuMGQWwAgCgBirLBKtXB2vMndYRKq4gMFKACuhRvDg6GRRFMeeG5ANunretzxls0RdtrbqNnrzN0WgesdorzOyG3HNO5/+AVElbV5hIyoz8fSFhlScqD2hFExaK038jNVWlCNcNVReBilWlq1YrFTedFRi6f3EAoRC3oJK9oerHFQ1Q2VlA6DhxScta1dur5ncM/xdI3d9fZkozaLPuSanA6xag4IHy5GcWYC2EOgqdiwDiNaVT+kup2xaVq5uQyOuq0w5DCguwEOw3wKRyAQi3NaVDOk/Vsztp+gwCfuywUK76c4MF8MPObDzMnIW4Ppxnuk8RwAdmECcgK0Qu+jg4VQAyEOVR7pFsjCEC4AjMTBevzafpcZwHJiB92MLxbtvA/L1Mp7NrLshn7tuSCsjELdxcLfErVecXT9L4Gap3jkd/3iNQcQOoir9BwiYCLCeKfqEHZ1Z7LpcHcSdARiZXxTd7E6po+8rbt4q7uApZMAmmjEYRIChnYsnHKKeazZ4Jv9WJ+wCrHhZ0hsFjvqw3Sv/I/VBO6QSO/jMXeVCG9RBcE55On5Di7tPCfFG5z4DZ5AEGhKA7rAnhr9mggkGw6USu1LRbuzVdbOEKXJ87cLBbKS7iFHlfwRlqeQEKWZh4ngIKhpFsrjiocGHkoPfVoHIgm8DGojAyVxAGtneFlEEHiFBRkbAE8Bj1Cw1CGcN7FL3VqG7wZj6+wP3HEc3mFuzmBZ6+xofxt4/I1FdiP7IKmGhXV3N9YGQCkvwjUIFWRJHoSeJGF2cAIhAmx3gRA/gFXNDxs+hXUMH7DxyMQ18QWIkQcYtGf2QJgYTylCL7pW58vU3mmgEK8zCDkpAa/XCv/fAutSBfrw5t8AmB0Qn/GtSStwCxb98igQLzKeq375WrfaMWLQK1L6FERaMGOpRYcGLGfq4IKtoH6hUoUAdX8duXL1/ChKMYCgT1MKLBffPy5Jm3j06+RXkWjRqlMp/BPBYVSZLokCAdjgP7KfKZkSNPgq/yTaookKVGrhsLau0qtelWgVkFyhTok2DCn2MZ5qPzUK7UiVvt9uuXZ9Kkr2C9jgVst+/gwYIF9zUcWCxhxmETP1YMOXFjypEtk62cWTPhjZIvf4bst+nXzqAVf/2XWvVq1q1dv4YdW/Zs2rVt</text:p>
      <text:p text:style-name="Standard">38adW/du3r19/wMk58CXGbIlrVrFWp6CBsNNKJIXvUAWOuv+rctie5WkGyyG/8+wlL21JPLHS2FPrrpUDQocBhA4rzr6dXm6S50H1JyNGvjnS7nOYp1V1hGQOSXYGEAA6OQRMDoG57tNHk/aOPCJf+T5LzZJkmjjADZ4GCFEGWaQJ73ckCKNq8IcMw2zzCbjDDCwFltxxs1YxOyvGxFjkbGZatzRKx3FGrIuGoE0krIhiaxsSR41+tEiGktLMccYGftLyNGcPHLHgqR0cTQvPQuzsTI1I1NGL9d8scUu10wzTtNsZLNOIFek0s6xfuOzTz//BDRQQQflk7nhxpDtvgtNXEWBHL6jBEN5JikAOXmOs+1SBYT7Yow8CnBtHUlFvTTDC+UJoj0JCMA0tf/oVmFQNwdLeYCCAziQIIssJKmvtfNWKYXSEJQ4wIAZFJlE0lIuZVYS3FbRIIQDULCwFBNfk7BDNiTYR5J8trtwN6SsVJPLG9PEUk0kwxKzNDmVxNFNOkWbzEV08zyMySTxVNfGw7RsN0W6BNYyzy7JFVPFchdmEt58Z5TzzDAjHvOzeENjk2KNLatz4zP1DPJiNz2OV+CREy6IUJVXZrlll18ulNPiYoN1WVNXuQESSO0RdbtXIaSNvPwOwGEMSSZxDdYHeQWaPPbcE+A61YCF1dncRi2AwltBIKAAq1lTWh5AICEWBQnycRDWAaMjFbdsp0U0PpqjnTaOZGH12lT/3FBUeF2SN4ORX4SnNNncGGE0HHB2m+QxcXzXLRzlw01W2OCGG378SX2PtHzwvjWnEmN+Pz834Y8ZR1dxOE8GufWTE2+T5I3ndb1jMy/PeE+Yd+e9d99/523oL0ww7h/2DkA++eQjUH5rAgS0rjZYHW2+euQ54HpABXS2vvvhlxUPt3VK4bWAAkKgIAI2cLAB6dZElcQFLbrwUIIllq15/GYvfZZDD6u9lmuypQQOjMFaoppEFvR2m3FtjiywQx3HJnc6dy0OYPK6Hb1e1zfPLE6D+XpcCCn3QdNtTkUFO+EIAQZC2jGshBokIZ0c1y8rvetOrCvdvTC4OtltEIKC/8Nh7UJGwh5SLIaVC2JfgLdEJjbRiS3bFNHGAB1JkO9SyCGPqFLVPeu5h1XWss06JKEBrXExeVxTRCnc8CgzNo84p/LNcbKWvlvhABG7gp8kCvCA5iDvC/ZTT4kE6SBRuW1CSkABooBVRV41slTbSYLOqMXI3/CthVXaoOIe1riAac5fA8uhC11nuXRl6U2g4+Dnaqg6yk2McJgUjeRUKEvc1fKSJrTY6EaIJhmdzmG5FCIQUxdMHu7QTkXE4Q+JeaXJ3TKCdnliNKU5TWrOZmgfClE2RSQBEdjsATxYQDjFSSw2oECc4owDAf4BK9ssSx7nO2c8z5mrf5TifFqI5/8lkMcGeeJgBviLo7WyUCvlsQGb+GweD2awK/koS4zN2hsZCQgiGWjTohbVwnCekKxe9aaBFdxk7jo4wVOC1IKllGC6iJjMlerIlRjLHC5T2UEWchKWKLvgESWHOHaZ9Igu5eVLHZjSXw4zqD4kaiiRaUSRZnKZvGwpUpkauKGOlDHVxGpWtbrEG+SAWFwkjiV6lkbVKEJ4x6IDHfoxCo66s53rsAf5/iEJOgQwNXQlBazWUYC8quY4T7sDATTwtUIuyzdyHd8c22g2AtABaANSGyGBVhsG3WBYbbQeta64QN1Y8pRRFd0zSyrKWcLwqDUNJgQ36UsZpnBeqLWdusr/ZEqDfUyoGTwYM/1W1Z2+6YdGPW1Sn5rE4cbOmLZb6pw+W1zGodSZKDXMVqU7XeoKShEKyChYZzCdf2ThQQSSxxohhRxSsbMAnIWN0tZGIPa2V1T3EePRmNbeH7QnewMiVfns+qz34k8DLiBb81BgCBssoVtVXI3NMPTQRuKGfKvIwGUxmzxqZQFpkxVXwKhaMatykoIl6yQmQ7tbZIJWlyKL5StpaaTZ5VbEHhwYbQknY9T+S8Mh9uTtaMzbkBZVuD5OLmtJGmRgctipzFWpVJXMwtWKrMeDqW6UpTzll5UiP0roFByduJ2nvQc6Wi1RgxzENirfNccePi50Rwvb/xtWUJOkFaJqZ/xZoMZyx8pMci99a9MTp9jPSZ4hoBcmOl/CzobBHTFzD41kIBcZuUtWLp4ZfUvPiTa6ZcZ0pjV9te19Z53o9V2JUsWBBMCno9VUcCMZjOmPgviYPz4NM2GKO+CiksgmhjGI2fxnNBuRtTzdMZ//PFKT2njXu9StBDts3GU3msi/hXSLiyntSUfu2UjVKY9pSZhNd9vb355aFN9YSCdWscusOjU1xUyqMbP6zCZOdK91jOM823Lex45z6V68JH73aKXEjPec0QxjIX8ytsrmmJANt2hE94vRDK/2vh3d1GvzNOKrc+5yncwRcHfc41OWhPAQhaEnwv9q1GhM9zSX5UhVfw3kN5b0kNe87WLf+JPNRuK1cf1hY9N729FeLrCFPcs7u3B2Czey0J9874nLXOchqzismU3ciNc86jakqtU1rsSPd93rWF2OzBKY8t85iz1mCKwkogf2B7Gt3WX2LFB7yHQnWbxNkXtzpZcp6Q1DtbdLB1nAZVyy27Iy5lqHNyud7vC8M17Raa461acN9FlfPHcZR3qcvr55zjeRV2IMliUQ7MToeHcSPttvNPfHcrJTF0U+bV28+35zhItQ9hufu+SnOnBhKrnRw8YtTiON+xfWe+pK37rEca58yj/66j+3NOQnrfXnpy7rKPZS57W/fZiVim3/AwofExU15vFpld3nx3CU+dbvv/lYzaSEF96P/9x8Tx7jK4Z+4GPd5hgXn9d3T76bQr6ASzbii7l/izymsjxqc77mszvLuz9d4hKN4b4KtEBBKS/voo8nOprkOI8wAzPWUzV3Y7H8m7/ZcjxtY7Kc27/3a77Ek7vhkzh5KzEX/L9mKiGsM8AbIp3oQz6okzwYxDaKc8AU9EHlgkDqK8Lda7Js25ELhMIolEJqcrsqTD/dUBqbYaf3ykJgkawxYxstVLCVY5btOMGm67MZDEBV6kEaXEP9K6b7K7Q3nDzbckNXQja/g7ZVUsKCOzOISzo61D8FTELpA8LqszcI1Dcc/2S/kZnCR4TESHyZ1dsfP4GsKxSUVgO8hnuY2VPBQWPBTdzB9lPA3WO+UTRE0/LDFHsglsI1HlQmJgxEQkTF9qvDJTTBO0TDh6tFXJy1JjRCzZDEYSTGYvSNtkO/1nuW+tBCdjsgDAkbMARDaxnDBXOkS3G2XeRBXTs4g3NBUaw/IKyYG8zDfBuxoru+UWrD3mNFJByixFPHVawdBizEWrvF56M/RWwuRuw9dDHGfwTIgBQgEbyUtesNklsnLnxGa5EUlmOwh+oZQbpEQiKPFrxHPVu6PgRF2pNHRIRH5mMzmirCoyLHeRPCGms6UzpEGVSqIztJl1xJROzIISzEl/+USVDEw1y8HYHkyZ4kRmlkN2WULs/qxQOUt3wMvkQExKfawzV0s31kSmBCxxY0Sm8Mrna0R9VZyqa6OHqsR23kRFxESn2MP34sStTwybRUywt8SNYjQZ38RsjTSKHjyItMrlfUxc5JqafTQ0HkQ9aZS/6LSXdsPFu8yQa8STyzxQU8y8SEORWryq1Yy8mkzM2zwip0t7y0SD3Bt3e0SiGsNkMLRhY0rqjUIZCkodQKxMckwMKUustLwFQMTdnMxqgbS7IsSwm0SSirzN70zW6jREd6y8iENFtzKoSRx8YcvuUjNl3UzK38pTgEuo80viPMytqUl8MkQsfcTrAsrsD/dMzmBEbObIrfNM/zlDIwRL/M3E2AS8QdWYi1EAiLeIV9UASm6L/rVM2WRLqS9Ddz3CFCrMoCPELaPENPxE3+9E5epEXXxEdBTNBtxEqY3Af0tNALxSoGo8S3JM+7rEumgogC2IIfyKY74AIRWIR9UVAPBUSRRM3Fa9BFFMcXNNCw1M+4DM8afc6R7M7lQzLw9EWWGs9Xk0wMNdIjXSIrZLfUm671o9BBvM0M0oAtqKiLMoQVyAKeoM7vnMVQmj8AlcVhGlACtU7CtMvRjNADRVMG1dF+5NExTdO6+8RmQ9I6tdNJbDlmkRsqa6AO9T03HaY9qtI7kIEgSIAqNYSF/3qJFS1OQxRTqavBV5PD6QzCM21NHA3S3GNUj+zRBd3PTA3SbBtTwbjTUjXVQAnKtCkR9lxMKE3OyRkFy7oDRFiCWtiHSbiBGggRCfCAoYBOdRxMOTvDeDzO7IzKTv1V7ATHNFXTVzXNNoVRSoVTZpVTIO2xU8XWbOUNSvQPodyqPiVSmgRUouoHOlAEH8iCnPiKG2iDEUjUJSCITR3CX9Wh1oxUSX3HW/NKZN3MZgXVVlVWseRXH9075czRAXy3WdTWhWXY2ajCBlEaVn3SiwzXtCCJs0iImCgAXb3SLMDLY5XXeexXxMSgQ5vW2PtTS4VLZqW7kY3NZPXXEjtZav81SXFFy4bF2Zy9EEeymYfiUJKN0V40GZWwz87YI3ddAQGI15gV0gW91x0lWMUrzX99TXlF0JY92InF2lAd2Kodrqx9unQEWp0lW4Y9v8jCxCYVWpG92ppdoX3Ig3442iuFV0/tRhuFUJlzT1J0tJn1031lWr8ly6Cdvkq1WhplWWDlR8Kt0LJ13FPdn1QzSCkD1y4FXGl7yomACCRo1zuYgR8J2BaD2d20Qw8lz6uk2ksNXL9MXcQ9XL4MVjN92da9NaoEWol43Ny90yqcSG/VKicdXQfF1zrLiHpwgYriJojw2tN9XTB9VtGdOMG93ajd2rZN3DJd1scL3uoV2Ov/hcPFlV2u093xxdDItUbfzarKFV7GzSTYmwhFsKwRuAMbqM+Zq93tbVSDXdnqZDrSzV+VzV7UBNvwDV0ebV7r1V7apVGxjV2WIN8HttCzHST0xSrgtVu8ZV4eWYobINEReAICcAQ1BNn1XdOp29tirTXp7doAhlrvDdcbnU0YXl3TdeG7FcAaheAc/k3zXbnJVT+n/F/uDY16EYiN3VUCuIk8sN9Gxd8gptQMbjz/fVoSRuAWHuAqFmCuxVvqTeAr/lMGfl0dFmPK5F0xo+BqsmDVbeC83TMlzpojdgQlFuFPpeL9dT+2RWEzVWHLXd5xZeEaBs04JeA6hl1AHkfw/5XhlBnjRfZJHvZZuEs+GsZe2UIZDoZjSgCTAra+QcZUiJviCFxJKbbZNf5jBa5dUtZiQi7hrzXlBU5NAMZdRpblgJTgsJFYNW5ervwKX6UDJPiBivrgOJZjBAxHVfbbUo5W8UyzPTbm/WVfQ25hmm1i/QVcaM5NPntm3pzlbf5Jnm1IH64u9U1mTrZiPgOJXA2RD05ihWNicvbjZR5lUF7NVnbVPs5iL8ble+5eVEZm58XnPM5JfuY4biboSCxjW4ZkYiZWLs64GbFkDwbhm1hahva7Zi5YZ33nX6Q6Zp7kfM5mazbcrgzpTjZgkJbaG57mxi3olY5CR+aVnx3nRP9uT3aJ1Xb1YAu7CRUV4lxq4lNWTpStZ1H+6ALm43+maGqO5y1e5YtuZRZ95aKODJaWarYkJLQ9Y2pKYzaOaZTVkTcOEUMYgYq6g7AeaxmIAx8AhadY6qRcXaYe1XkdZY4m6XzeUpOea61WzaHO6Ce2awDUzZQWiKkW7O3j4YKEaX0+ak0di4e+KIv64IcYZsTGSXtG6iJJas/828q+4LtuSqOG1qbOW4AtXM/m2yFtZmga7NT+uoN2kFvG6x3l6sJg18a2KENIpzg2LXy16BN+69KO66+s5rvu653G6Od1Z01O2eG+ZpQ+bspQ7ef+OJe+6mkSZ0nuaNslC49YBFv/hYiIwAulAIWbUNetXsGjFurcEu1DXmjNpmvOhmXSXuF9FmgsxmP4DlMVm28Zge79/rZabu2EtmOihtI7yVivuNizcELMbmveXu/7Bli5/mmo7meW1esubm7idmLlTljWpOx04e8P17TCVjuYtm7kbrKcTBJ7ce/AfO/ovWwZXe/zNu+9PjzQDm7yLun8nvDMtm+efmodTxgQF3IqY+20Hcp1nN4AHzo/U8mZCm0JV/I75vGSdWIIl2xnvXFArnAu3XIaz3ANn7lA9tMhJ/Pqku6fLfEVF77CW6W/o3KZ1mwv3/EoNeHWfeHNZm9QhfIHbfE5n/IeR9hyNHHJKfNC/98q8rNqic3rDsfBm2LDmpXn6xZcP88967bycu5zMNdnaf5sOf/y4a5WVIzthDD0Uq8mDZVcNP/0K1/zOcvc1HRwl8XwFH7xkw5qBY7vAwR0u/XiJJ/xRd/1If7xA3Y8Uzd21Wu73lV0f47yXMO/PCzuWOx00Rr1plVsOmd2885yaAZsYL9wNf9kTUdkPO+9Yzd3JjpzSLZWWU/uE7c5WH9zPPdp/wVq55Xxb9/0XLdxZ6ZnfffzP993TeW7yz73gg+1qp7gMjNDbOfeAV/y0nJ09Vbq4pbyO491erz0cu5sfPfeLvd2OAf35Bb3ffR45jP4k+8+teOVVKcy8plTp/91SXdfQeC7+LV2XXr/3vrO81/PYl8PeJsfYH9v9moPdsAUeiFD+aRnGTBUdiJ30ga3eWdn51Z68vx2a6jXwSnOeFb3w2035JL/eEb39HAfeeQm+vJU+rTHQFVj+Skzw3WfSQFtdbp09eWUd77GeSiu9nsH+XE++n3P9Hmf4aGv56JP71lfU7VX/D9h+jAzcqzywqcHeGSWmEh+kmjf89cGorPPepHX/L/feJ5PXLAP+/Yee88v+wW3eMBY/Nb/jYJc+YacbvFbGnA9fBxHoalsc0z/bMG/dtjUeb4nd9gG8n8OfLw/7c/3ecMn99sXX9eHfrcZs6avLjDCRoavawX/h8tgi3SzZ3DOt/vf3/oIz+WRJ/1sF3vh7/uy9/q9jv73v42HTLXZT9IFw8Z1L/7cjncvz/7BTzSA6LdPIMGBBgsiNLhvIcOGDh8yFAhxIsWGCRcmzHhwo8aOGyuCjMhxZMGQIj2iJKkyJcuRJh22jLly5kuIMkvWzPny5kyePnsC1WkR6MWc/44iTap0KdOmTp9CjSp1KtWqVq9izap1K9euXr+CDctVHlmyq+StWkdWLNulaf+VWiVJpFCiCutSxFlT4sm7e3XyxFuxqGC7HjEapgmzMOOfev+2ZCxZcuDJlBM/hox5M2HLnj8/dIyXZ9vSpk+jTq16NevWrk3L/5O0TpK8UrVjr3v9tfZcvpV3clbZN/LHxcRlChWtMXRwvoWdTy6qPPhl5DmnY6cOuDn3zNt/gzaZfXz3oIJ/CtWtfj379u7fw4+/tKzZdWfXyo+66ijZuYi/mwcadH8N5V1eABL3WWejcYdYdsyFB5xoySUWoYXMWXehZuAhWF6CGoJIIXoMypSfiSeimKKKK6o2G2622UYbi0qtZV9vwykmoYcKjZiZdRnq+KBx2j0nYHHkAUmiXXUhuWNKIjq5WZEjhjhkk1eWN6WUOs3YpZdfghmme/ShhZZa8ogJV2x0BZmjkQwWSOF1SxppYIeV8eQKKKD0Q4ci/y1WpU0N3v8ZoKCWcXgohlueF+WTikI60YRatpSmpZdimqmm88lGG4yxofmlbf/EdqODboaEJY7H+YUnneJFuSiVjQq1yD555IERHblK56ihSn44J5bDQknso8AyKqixvk5HabIvbRqttNNS+x6Zad0XqperlELqmoCClKRndqYaqJwbClenX41O+pMGCjCggCW35gPdgIc2W+ixkVb3K7+nJloss8X9y++kzrJUrcILM9xwVy7K9qlsYaKplqn+DuarlXSW1OOrGZMn67NMCqYBAg6wY0cNlMQ58L7IvozusiG3ObNL7BKpqM07o6rvx0Y5HLTQQwt9rZn4fZlbXP6tO2iw4xL/bBIo++Sz0CsOubLPJALZCqvMN0NN7tc/cpYBAyQEwo4VG4BSdcFxzlozxm8LvBzdAFfYmMvp3l3lwTjfRLTggxOOKW6e3iajqGjydtdhYxO68WH9KIKEBTLcMYLmMqzgw9Rkx3ygkHCPfC5eSRBCQjsqF7K3uHX3LDfP+Ybr+tyy/6yz7bODTfLf6RUevPDDm3itfWWl2R+bTt+u94IZ73NDCJpTr/kdd6yQhdtel/s04NEROuEiZpPwwg2T5HEvpLRD/njf39tN9+++7x71+xHOD3tMxPPfv/+sQWwdEtNWl3LzDxs5rnfdixXznpQHRUhvBHdIQBB+gDnNGWIG/1kYhXm8J7rIrSpvRZqSIvqRD/Tto2u8Exvu4uezFZZOUvVzof5ypzsY8gx+IhTM/3rowx+OhT5nSQvSxMQ09b0OfM8L154K4YEs9EMS+XgFKG5QA81JQASLmBr0Wmg/Bi0iH3/qmkG4iBHnqJAO9RJI1QjSD4nUK4X78FM+6ECQPFTNjqN440j4hDeGbG8ho/BjaKpGxoXYSiL94CBDdpXCrh3SJm38Y0f+RDU2wipg9/MiC0OUvxfubZMgihv9HAPEU6IylUw53G1iZEAjXmyJH6SZyB7FJzpYZBGuuEEbJGiDWqQvXUlsoHYW8SdcpvCNZnSOb4xpEFsF0o5Tc/+bHam5kPTtCZGLQiYdkDmQReCRanNEJCFxYqs9cpAOVxtFrq6pkFy1kyEcdNtFTNiPQypikFSciArzgcc4uk9YM2Rg+0Kpw2H6baA4hNkOC6PKh0LUh2eqT7Ys9a2mIRRhDLKkX0BRgB/40oyDAqX6RtMns70gEJ9IGxxesIVJcBSQGmjBC9BmhxjUoACKZEgeFOAAOzxgEiY7W9pcmgdbvcsBgYjBFuZhL0BAAA4xsIBBktAC1aUtbe1Y2U4RA86BZICmJHgDO1q6hVIoQoUDGYXJahqI8uU0ng4BhQYAcTZ2qPQTcLCCApaQyIOAswAh6EIEDCACucowo6JMrA3/lZUzhtpssaNsaCmbE9HLYjZ4oIpY4ggIpjX5pmm1axJjrUPI/+TBiiNIwAz+2ivFxioDqVupSlWaspWdyhUKgADaAuFb38IhqF31KVDJF4h2BOINb1DZMxYxPgYEQmWkwAgosmYytEWBbQux6lh9+4boruy0Ox1fCxwAC1h4V7lT/etC3sXb37bjDbAIbhZGQj524PW4aQNqIBtSjxooIQIRMMMACDBJGi5woZ8EmUI1CtsLKbjBJI0dDzNr4Qs3zGhE9CyYjki6gCpIgXOKCNcG0g8FyGAEEiCAI2RYw07mZKZog0NLjcCAmn6iBpZop0DqsVsSsCMGRkCAEaK6/1QXTMIhPm3HCyDw3Zae7RNBVkDVZuqAT2TXVs5diGyjG1SDDJUBYiYBkHUsEjpkrZuyRVs7PvECMdc0Bi7gxz6mtggfQ8C3QiZynj/B1Ok2hHx2eMMLXmDjmgJ1uhlJQggELOA/zOBqDA6dZCfdvIRqUqC8q7SGMs3JJWE41KKOFisHeKlYTliT7WrIn+p1A5De4Zf0PBJlSxscPoGBAW+IwQPycUs+KUIDvFpIPtasMn8MpBZhvbIVboDNgfg0uW9gwQOoNokMzIEEzB2FI8CQZ15PjZGg2C0sXOrUhWQtD5MQ6lXfYOamyTgQcKgBEm7V3gwUQBJb3gf5SJBTUP8swhHcDUSz87gQBbwgyOfLAyPFWMKJaKANARawAT7AYxFbOsKetvWmX3zpyWq8fh6nNMlGbfKTU0yIx5PHK43IpgcXSm8YKcANbLAFG1hQgpFeHrgKWlLA2Mqnb8hyQ75qESvDIrsCSev4UmcHCySZkWBwANqa/dfrwiEKlMDVmrfKMj5ytx1RaO5wUKftd4dmt/IOah64aExJ5Mq5dC1v0jcwD2LnwdhQn+MrTKbUGrQOIYtg5EVAAYgGCJgDJphEJD/MN04n+OOYbqymBwp5C23808dCOec7n6LNCrCzp05g5dnneLJFD6TVk8EMcBnHU+GN5LXMW/rUzoLzvZH/DlK8iNlgAdRHahnpUWhdHfcR7bXhylYAV3uWq3u</text:p>
      <text:p text:style-name="Standard">ydjQ7yVxmACxioIAk8wWXzo23mQvSTbqmjh1Z3qIcFWJn2c7XAoY8p5XF7wPnLsLv0He2nswYU4f4UwM3OIUldipLjjfYgs1SAI4chTlWyEVWqhmgQHleAzrgmEzUEJ3J6AEKzMkN+DBEAVxR9ViPDZBCf4lW5IHYueQdUdlBFOSb20RSP3hbIITADZSQGS2Ct33C2kTE1AXC2DlCPL0R16iQ2XxCoi3dyZCADb4cKJjdVu1Y0YEVA8ABUG3R3bVKndGB2lnBFkAEVKmNdqVQrgXCfOUURw2ea/GIvQXTAI7g/+URk+zdEOVpnsaoobp4UGVxyAPa4R2yxmbVRugpTpr4R1f5XGMJCUEoAi69UQFswQ9kzh20Hq1ZIAglUgvSFhwYAQwCotoJmQIgACNs4iYygJPZIDz5FAlk1w4aSD/ImPi1ziKYncpMwjycoUKwVeooId5kQFQxFRf5n5J9WyMgQAsoADAC4yduIfmhIgLU1Hf5mREUQCn4CACWHgGSkghKWAEiWBsioEFF4zRWHh564zeyRVmoxRCRRcuFCdOcHsYxFNRMRPpowANgkRbx3Bv+3AKRWFiRgJThFzu8wAOwzEFEGxykjXIRJFmxwxuszetFm9YdlbkoUgu6VNV42/+0Odu+MVPYoR0iUY63wcELSt+g4FK0qU5BKlc7sMMn1CDbkJ9zrdlJ9pZLSZ9e7OIaPl4c0mQaGkwMZVI12iSi1NpB5Q44CuVQagXEtBKojN7/zd400gxO+NrUQFAvxVoF/mTG/YoaPVP8IYAT+pYdiF0hKJLaDaQdHCRJbuENUt340RpiYFsQ1oBQIQCQMWQCSQR3wYKOBZNEABwgxBkWutAiRJt+kWSbSZkNbo8rUE4GICMJwIFyqYwlcBROMNMXWWU2suFNWh5kLaAnSSNPBuIcdiNRiuZoQoXxVJSloGMIKWVlvQns9cNRaeAIZJBf7Uk9AiBOjtYzKULVbM3/QCiCJAzVjPUaQ1jhBmQNYlQNKPDgwSkVQ64gXfRJXAaCEZyC2dCYBSynQ7AiLWakQOAadPGaON3K3RUfOA3ebu3VBhjdrTwcF3Ebr2zROblCWx0XuO3DIFlE1RzVgDyiZGXeAepkZdpOT4aNG1pjz5BmgiooUpTaHvahy61m7IEQHKoPn8RmrNUCI0kobqJhz0gEYgkSeanO2P1JP6CfSy2CFK5l1Yzi+PlRaJ2RieraVBUne12EBnDnvNyFrbTkyuymXAHcrdyT2SzV+RTHsOFK+eWSKwjaW+JRSVwNBKWA51DmbXZmf4acg21mp11pZm5jgHbIgorpaNLH8dzH/36g5lJWqZbgzx85Vz24QIqtWEOGYG6CJjHhiPldVw6qJ1g5nY/WKUHgoNY1XmglEo5qmxFcFQl82YFg5BJmJV1J51T5xzL1JiiMgtnlWAEgljddkwlFzaNOhALkwKOtQCDdaRz+5+StKmYSC4H6ZH8KaKKMaa0KpVF+SimYY4etqZpSiao4TQE8QIox4keqZk3uZMyUBB1kABL8A5/QU5PyAyjg0rjlmR0YgXFaRAYoQAFwVE+lpXqSYc9tDVS11AvU4BZ8DtiY3V3OS/b1Q9v03lI9QClQa71ogCcggXdSjdphK1g2BLMqABIsAhtpAL4h0pY5gl35HlVlRMRNXP9hGVidSk6XYmmXaulltqllauNnSp7M2GrI4qFplgkFbqg64gzm7YMGbEEQUFAQBIEMpJj1dI4uUqyVXuMAWoSkmlf5iNnZCCTBOVtEyJhAwgEJ/OwLCOQLSgJBVGFzPgOEfIRAYFtywYLYPYOGNgQYtMDPGgGiUaKhMQB2qpDJQIBeyZvYoiu4hRG+XtVAwgEDHJqUvaAioA9bvW2N3VhKqdTaNN7KNpqjGcAM0NnJ2qaqVuX6PNaBjg6sZizK0uHiLoTIUq4DNqiujkqaHm7Fxg2wCisHGkLmrFbriZThQq6rfpFeWJlKLZdy4RU/bgGgcc0xok3KtO5vxcANlEL/Qyxkn5LeUOyDK5xMfVYb3kDV7dYWXq2Uyvwj14wCVCUXclntrrlAPhQsQVxXPrYDcm2vnhnp4HHXJ0ivlHVltq4rQvzXxJmBAUysbXJsqx5rDgFlqsqhxXYsPW7pNlbu/nJemZLjWVAg/NqpyrIVPHLgHTzBE4Eq7Clg5RVIP3QbIdTUQa4OJSqA9qBWwdZDWCXjSVpwAcQktEFtnXVVr+RafGXr3xofBCivSRpkm0VXI0DqQFjXVjLmG7SDBesoQ7jCKIwCB6PNkxnBA3BqrlRZrkUVWZkkJZ6PCs+RYBHW4MoVh9qkAEOY5Cpg4zpu5FJxFi8g/4LxqOFqK+3q/5ekJv6OIGnxFF+00TxhJYi2qrj4iA8SRJqBoJJiRHLakbohFuVw0OBl50ipUZ/YGxkSxCgU7EIA3CFNTR5IIRrVwtQAHMOtW/oon7XFJx+p0zcBnAnNg3MdU539Gvld0khskSfjSiD7qv128SonoGbSb3i878Awbv62Txjj8oWRLABrbuIKjLqE4GRGKOf2qsiQzjw6HvAOSRmCS86CxDL97kgtEYz1XDXXDkMU6umqoRWrLDd+6atuMRcj6+MqVi6b82VdbuiZ7DdTFi3R5RR2qDMT8/N4h2RO7Qf1DozCqK0FBX++XDTnKfAeCyAKM9jYS6Cysi+j7iuLcyxvbP9CqzE7y2o8H8Q5W7Qq+W+Z8LIfgmmHFOg82vMwx+/NGnNAI/Muio1MQgiIue8fRXNB+7M9X/Pv2olKV2w4dzSAcvM83y9OD7DGeixQX/RQA9EYw0gZe8kZJ+uE7kjL2A8SGehI17NovRZJu09Ia8axHsg/M7BTO6QwKfNBd0ZonSJERzVPM3Qti3Q3m7U7L7UAWiNRy/X/7DKHmXFOt0msSu3NrPVZmzTG3QsV+7NUL7OVumY1E4bd/BxZ/3NJdQw/+/REyzIWSzQt+3Rlb25Q2/LkznVnD086Zy5Hq7WINW6vjFQ6irQcUzVfr+mTmPZO3nQX4am5nLZiS61Yp67/As0yzGXp/H4sW+92U6PxOPs2Qnj2cRdORpNjUir0Uut1bRMMNZtuZrt0de91CMHJh0yzYlxjVcs0dH93TVepdEOeQ4McXs9qT182NfY1e6M3QyB3fBONUe/hOms2PWcJdmPUFMayagc2WJe1q8B2Sct2bCvzV7/2VyezgQc3bPU2LP/2Qze4cP80ZTc0Sch3hjtMXTO3ZFs3m7pY1Ei3eY91Mf83eR/4vtDQozizdyMzVb62eIv3ek/3+8D1W4scjVd2gZpeTWj4jysMaNt1Ul94Guf3yTbzfgO1f6Puh3tMSy82SSM0gg02WG/1ulC5S0y4Q0cYOW+2hLc1Qbm3/4e7sksA+ZlLi3KXbC9Ldnvjcxfh9uaSuIgXszWjOEg/3lVz9+lWtTXDOGt39cboOM7W+XnvNGqr96AT+p0vtF8zB5pDeqbQt67a93CXuYrvOWUuee5MNYtH95b8HwsdrmN7aFgDOpwbOGFvuTYjOjhDOFADd5i79ZhHOK3HT6TjevKo3HKzuaMfsxIBx+xVeF+XuNg8wpRCUYibzoKbbgdpc5+TerO/M2QreqtL+RV7831TeLWnt5ujta/HSa6L+5cIeaXjuJGzD6vIOKu382p3xLEjQf+xtqts96iXC6Fft37LOc9l+arHMQEW95dPtr8fubYz+qIr0LgrPIuo+f9GQ2hz/3q/EEiqf7sD//VEHLsHyMNpL7ugj7RWE/evdzdh/zm1czu4DzzEd7tlnzxFy7PBFzoxLfzMowi3cMtRUnqaHuiluwnoTHnMM7krH7sPrIOWg3pNdhK5kLqR6+y1UyWzq7qsh7y1uzpmTz1nEnyP23qtI/wS0fzXy4damKmZDnmX3Ahvx7w9jhjF17jFfzhFDH2yY2DT/4ptR6iLP2ON7/O6U7fjmnesw7rLJ3rL673TnzvKSyjYK7573HyuqrPOTxjPBxS9/3xmB/239wO8y3uWpKG9lzW+0zZj+TmqQ73Ua32jV/3h/339Zv17F37go/6aLv7sq4dGk73/w59jTns785AM28/5Y/R1xm9838OOtIv8szsi3zA2qwS6V7f86rO+wEu+mBM+5hu+6nP9TND+9rdG6OVqfUM+O0+/Cz053Q87abs7UQx90b/+T3r+foP+gZP+ucQ5f5u+hVM9HHrxwet162c7QOwTOFBgv30GER5UmJDhQoUEIUaUOLBhRYcTB/7TuJFjR48fQYYUOZJkSZMnUaZUuZJlS5cvYcaUOZPmS3mrbt5chxPnzHWl5NUcKcmhxYYYC15EupRgQqYYDVIsKtGo0qdTm1q9uu9RCh9Zom4Vm7RhPlCLRuVBu0jhKEX9FrGNyxbuIldSjyLNWxVhXIqj6E61/5i0YL5+jpqCkjqWcWPHS/k+fDxZcGWnjiNntryZcmfPjDVf/hyas9jIQlGnVr2adWvXr2HHlr3xp7xStYHejrmqFM/YREFXjki6albiksMO16p3s2i8VJsX7YrE0vHj0C+P2pdnH9t9dF71U6TQ+2LlgyEmX3r3bNR8ps13V/QeVNSw1qPj1x/96v79mPPD6rPg/AuwwAMbQ1A9ykh7arYHIYxQwgkprNDCk3LiSaeeYpInKNmIum6ivDpzLkGylgsQPudIHKsrD+QZECqtuOuHO4Hq2+c97/IxrMd+FLsvReOQ46877EoT0qBXuusHOMJkjDJKzaR8Cj8GDcyyuP8quRwtSxkVXHGzC8ks08wz0UzzQttww+3Dl3hbZaffTmwRxf+eu3JGE/c0ksjztOzKh3W0/DK9gzRAgAES2GHnExJeSMHGfsCA4JNPAmEn0xBuKCW+O1NccMZ9FFPghUCieEaR8kaVTCBXFIAA1WeAs6/QMHEVrr9beQUQzy5H5DXXYQUUs0AwVXRQzWWZbdbZZ6H9J8NpOewwt3WC8vCm23KyzUOc2NQ2XHG/7a23EA09lE9fvUyIDlC0IzVPXXdlccitBAWry4YU4S6DRdvRNJBP2InhgXzyyCNWOAIhoZ12AolhCyjXnRdU9Mir9JMoNvBuSyUHUsABVDv2y1X/YFFmqsGUiVx5MmIjY1nmepNtV9iTVc4v2p157tnnn2FqMzc2d+stQ3N5w5Y323i6zeg4n0baXGw9LOVJY5H89WbndtTggRHAlsAGJnOmUt2sA00BiSwu3loixf4l4Y03SDCCgRdeIGGL+egoAAEEGEHACAgKnji+LbOiuaBKZ2UVOijJEpmEVFclDGa3EcT6cnb1nLllzEHPlUC3kTX7KqBRT1311aGldsM3XfKwTdnL/RZbbnGqTR5sded9923llAddl0G12WZX6qNDgR/AHkFsvxC3Uis7G3tRHlFtRqgekSM++EYdJxFolFpGAcUVOhjntMZPAQU5+oUWjqKQ/7ZtRZEiMEbmOC7FPO+//dJY1rnHXC5m/jNgoUpHuq0Qh3UNdOADIQgbNl1raDWpVmuutkCcge5zAjwIWwrAvOZJQASO+9/7QrU1QcUodENKAiEcVoNJvEcqZ1GIYkDBuBh0yjzvwx7amsQ4ykmPSIrgXqoAswgCtvBYGlwi5xB4QPoxkYrEo1kTswfArUSQi1304hdN4joN/axWNSsWln44uqiAwmsyMIQMmHcHEYwHhX1SD/Uck680vkwpcYuBBd4znofcsR8Lk9hiFhSvpIyHf9pRkngekrDFVAoO+ruLQlxhMiGxRZA4kpz+FiHJ7szjSALh5CT6oUhQ0FBePf+SZD7okEaiTEItsDwSHS4Jke8J8nvSMx3KPFinKvpJigFMl2fCpLnmgJGZzXTmA4Xmrd6QcYPBElXm5hXM7oziBjJwng2Y9zzIENN+Z/PPdKpDReXQ4V+wYAEPIXcZSsnqBVuYx4L6kc+ByIV/OnJVVOIyCUVMgi10oKGQYoUqSkhFieSBkhJ95ArDfFJVizBfU2ApCYvCsh/vMUhDDZJEf96ILgmxKF1sKT6C9LMs27HRMcs2zD0yR2sHXOJNyRlTLCLTjGJ55k+BGtRniZFq1JyiaPAozCxGJYQyuIMNbtAG550iSPSi6cmSmscUeIBQUmoRGBgQCE55qkjPSaj/HG4QPqtoABAtyBujAgEHI3QKOHSACFsXxbBPwAEOL7iBXYG0j1FQcogF+dfArHCD7xmEDoCAYaPaAQcSyA2UFOlHBlrggE+0ww4veIAiSGnRfSShBZPbACDyBocHTCJRJOjrFlhp130kalGZ6uwDPGWQ9RHEaxSIAAfiQMsrahFY2hwLTutYzOL2FI0KHG5ohBpd6U53QhOcYJyoOVP2cTCbURxOG0ewgmcggXkyEIFhroqx55xQWCtU558OKzFU9pAgSqTkIZODEA1kdrOBgNjD/BsFJJglKXmIWyAQjOC52eEBpFCMR4XYsYNQigGweENiJfFSg2QAhnt9QyA+/wyHN7SDcnOZbWYD1o7NOiqxqzjSCyfHCAiQIFMxcEFmEdyOxM63O4BYFKY+7KhP+HUSV0uIArDAhwhE4A8zIGhO7ThMKIqomMiVKXOjXNPmFtAx1PXyl8GMGtdpax1GVVFWj1tNYSLEIIq4QQicJ4Ja3KAG3+Sfeq2J1XtNRo9eTeVsFcAAuxnhBYTrrN0YIGgGPIASFgEEPQ13skSNrK+CTm1ca2AJXA4kA3PYbF9fYLe8MThIDY2fqgzTzkAk9qDv6fRe45rotw6MY44oqAYIMTJ2eLYFP77wDUhBKlxD6gVDfgEcOguBvrqWwfwQ7GDzBgtj53VuEvOoLn+ghP8l/3YMrBwnl4Hp3QFeGdzKldkvS8Td5xoozO1297tPIjSorSK7494pNiECCiaF0M7clKoEPOBtc56xnB1UodrS2ULeIsABsICYfx+mqXa8wQ6wgIX+5lEe8Zw1revVABgUUIBX5GMS5SOt3DjlT4EYcguTOIt3FKEIRQpWiIVASwZk9QkjbEC2Ctkvjes5w20igFGpUstsdWgBwd58UW+oQSHec/IPc8zHcYVDDR4hMnZkWkdx+/UM86GBWNmBHRyLl1MY4dslc2AMoxieVbP8XjWK26bktrsV87zTdKO7MfD2+9//Pi3aecjMxk2zdtctWPDG4RnduUE4bVBVNJ//cfKPeVFXEb8rgUwawZjKFDsgNuIcpyowGVP2If85F1Dwg47bWcRh4WCBjhqmtVunRI/2iRbLxWpyqjosOxK7GFfct+UuNWisNrYBxLx+UQyOUR4QUqk3SAwUoIBx4fJx2E+wGvlc3+/IEsuds7wCVrJSbT+TooE2KIEPHFDDEhBf7n3Rfc1337O55y9/ezvXl8IC/P8B0MuuS2rozWfKqP6oTN3UpZuchwDWgs5GIAHOC3tQiE9gxr3cp1f6pTscQZJA4bA4ZVXywKDyIS4+yrIeLRDqKXFwpPoU411yZNgYjBQkarYYDhZ2DIf2QRKeJB/uYhEIawPi5uJuAP02/4/hAuHpoK872CKhooAS1CIPpC/lDIKGOIwEDMbZhs3p5gesYEG1UOnRrs4S9uEKGewZMmkRCAzG7KAGFkqe6gEJtsAH+Aek4A5tiGXKYMqArKwP7zDuEnDvoKzvArAQDdGZuuV3aMfMBgnLxCSLFsERBKkAgsCpIi8P5gEUouqb/AL3Koby7q8z+kzNfGUJDwKsImYLTBGpKILjwsc+wkKQNCADFKAFFOABFOUTmo0iUIsEYCEGGgEJQml/JsyGCklWoiDQfFF/nsMMG2zkcKSQ8qdkfg5VoC45WqsdZGi0SuuP/CWsrGADuCNWtq4A9gGs3uCdEscVEAACSEzCEP9pH17hznSK4PJvD+fOD/Gvf/AOAXvFiW5mHw5xIAkygn5i3pCm3iCn/xIQ38wj7B7Am8RrHgXr8eKsIDqpuwCFvRRkOrKAVZLpUHAODlBPOcgCCE8v0hoR6RbF4d4AFhKMHWbwIRJFViDGDkigEYpQ4LqDkiDF4cyuqvYpvrbAxaSColZl2PoKFwMncFpAUUigDZ9hFGRQ6c4RHDeAoCpl6yxBYSwlHFvvIRIqHOlxIbtLu3BKD/uRH+3PD/GsHgNxy4hr3AqyLu0SdcgsLwnPAOPJEfsviwjDFSzyCUQgRwCjAKTKvDbyfz4nZaznE6HoFMOKU96ufloR0hayH1r/K8HeoFEGRlPswALUypSYjwQuhWFUcAs8JTD64dHqxgh8sZ7QDyE+MKwkJrDs44hK5hhKC8EYZm6AszMvxQ2trxstwF+Ubcf24dG4chHGUhwd5xjhIBzLar0AkRSnhP7ysS33kS3XEiD17tsCUiDusjzN81kQct4KDzsHzmUc0nIMogDqbARk4AmCgAt+4Al+4Ae86Q5kAD9XgAB6yR4tkNwEpavkDiKIckA/J33S6kZsZWFUMAX6hS1Org2vbR9+cBQyACozheJqwB764ZIGCxmV0Q5S7p/i6wGY5D7wp/cAoxqB7MOAUyZlkjirUiBAUBylM9OOcdUU6yLKb9U2/4C+8usP2zNBlek7Z8YtubPyONIvt/Mt2eU8rfRKzUQRtRRbFPIsQzFnABM55LN5yLRMyZSEHCFDB64xWSZf2BMBgXAybyDDCC6fUlBidmsgYIxkGspCS4vBWEm0BOstFCFR8iZiXODoDsIJn0H7gi9HooIoK4cO6KBQcQyUvu8TuG4ggqQ+Yu4gTs7GuAMVw+8cIcDpLAElU1OwTMmganJj5idxSE4hhAsPv3SpBnFJ7a87mxQfp9RX8+4fMwJLibVYISQ9E5IvCy69EOg9kaOhxtRMwYYHzJQwEaN4ziZKcQWdbCUk0wPnUpFBp0KJxjLSGMIZyUZP/7TBIKJPof8PMMxQhiSpRCtpAygMxFiNpdiwBoINR8qwJZ9QLQZrGj2GKhZh2P6oBME1HLmDOX30XzjLArKAlHCvDP+0EdRKSQrBK3Sw8tLSH5n03J50ZCEzWA1PV6GUIQXSWFm2ZVlDL7W0S4+KV/dCKmJOEgwqKoiCKBDTzl5OXEGxZKPkMatkMMCKJCcGjwxCh7YAJAmKw2CBwWZIv4guEEJzNAWCle7s5EigBipq5ZBRVbbHUsquEOwj7PjL7I7Ex2DyHU3QC3eIx4piPFzh5GLP1bAS+hbm6bjRYRJLMeSCHSHgF2+AlcJCA4xA2zgABLLAoJJUaHFV/w6PZHm1V0MWZXP/1VbjcmVdtnM9NyYkQXhEN3RJdz1nyknxTEhYdQdZUDwskoQyjpTeskCR60BndnM3TNneCWuFQzrVR55ODgeLVEN9jMastgaYxKI0oAAKIMPoVObA4BCsdrUGgl7lhzs+zgEmTsAoAn3MrwbkIQ+gbWDggMSeAS5OjMbgoBFEjrfA4AbMcbZgyGBAwcCSs+O20g3VYivfYOcmzFCjMtPU1CAeQO1+ywTUQmg/9lf5zn9Ql3IZGFjXjUr98XMt+IJVgmq2dC97Bl0MLvMsl74aUXX7YRPlCGixNYVnxk2LVikUYUG1grYSzW5G5tBCba7IR7AYThchhdqCzGBG8/oq/+1uTmXEwpEtuCMfTo2RqvHqCoDA0vdSYuBuGiYGBqfsOoaUXOHA+OoFZK3Yks9PsRCQLgsr30MM9ZcONjOy8IaKQWznZlN8akDblIwDnsDbJNertHNynbRyjelyMTePtdUvMbiQDTkkSHd0R9d0mfWBj9QsTXIgIFACTkF8VXhZb5eJuFV0DoXm5DSDEuLnKC4QpG1gOg9SmnYgcE17azSyjCCz2pAUJKkao5Li/osddk602iPCSmozNdUSBKmMaewT5mbItoD3UgVIOOnA2iFq7QDiyk5VrA+GYo+W0PGIh2/GnlAgCnWHP3Ru2KGSbK4sQwYLlowP/sAEZI49F/+Yj/fYcxx5ZCMYkOHSHtWScw85nw15gxeRL+/Ins1NdY0EoDZRbIzQYhDafy5Pj+VJRyssbgHjjk4uJkHsYQjmDULAngqCKqEyYNYXCb4vC+kCrw4VwcJ5riZBtgziLpAZCvlnmmlMak</text:p>
      <text:p text:style-name="Standard">kFSAw1rrrWbOMHHgXCETiUmn2zbm6gX97j5+iX+Yh0f5VNf8WHQ91KbuxArm5gEcaDDhbrIPJAA2rAt+w4SkV2c91ZH/043Oh5giXYS0NWn9G6kBN5rW+CkTWXci0TLaUCMGyIpZaDdp8UAxUQcvIg5kKJO4LZIaqvXSs2YY7OpEZBO2gosTswYZQolnQklUbBRthC35j/cHX3Z3zSYjtIiVIVVSCOjqPySQ3rehFqIRLL4z3yQRLqAS5sRKJewTvowhX6Oir6WhL6ZRToIMMcpw6VqA5Pmy1WG2degVJJQfWE0mSVFDzfOYTjuZ3J2qtB9k2jG5/T+rpbdvAUUTf8eU3DmoSTZJwW85L7ZxR5qqFZUbxHGJIXEmj/OVg+5ZE7uUhcu5fSG1nm+3BSpCwpmKHLWmXBOqzvsYH3Lzwf97+tG7sVHEvZOnR9Q1nvGq7pJfNARkBIBK/d0iNZczy3658mXL8/fL3ee73ZR6Atk2JapS+NNJOts2YZE8CXu7oFuasl3MrmWUoj+LzHZMF5HEth1mlg/2dnPNg6/Ri9OWPEWTDJAdpziNZ4epcUG5q983vEo9zDsRW8yykDK5y+O1w8OzwDBxmE+Ui6mTvABbyFxxrGT9asMxcievzNz1MS1iGRNaQAO5jIn7tONU8patYpMJxkbVfdKFzPUfxj8Hy+TRy+cYbKU3wlW/eYtHy7UvaJppvA4bnGufPGLb3SqbuRKwPOQd0uyQXIufvOkbxy+zzEJV08xRxYWNhLWByIqpM59GzLE11XtpzPNXJ6dH10pBzMDxxyxxzBWV2ez5xLyFzT2/yDl70pQv3ZB5LOdyJD3DrPlTamslzXUxfT+4FbOWjQr73QrcpEGF3KRXhZBTqSMf+Zy38p0iF50qWM02f8j7nd7pR93gO50986L6C93wOQakidaLr72NtmivJ7g/ZI2GVmoWEdy9Aj3fsEoas80tP9nyvewmt91gHy1xOazVs931PW022c4P170+99LkW+2cnC31n+7xxcjBjZ2u8ljVL9yj/c2lcI38AdylccYwr00c29wu1l3TMT4T2e1wve6IU9D+Ud5b2z3ikd5FVexvVduVuk5bHe3ayLgoI8Wob82B/enk/d3Kt+4b2CbQQx1r0Uxb1c4qvT3Xke4nE94+X+L9UM2Jld4aVe761+V0k+O9O8ntc82JudIbL+8L+szqf9we88kx9Y0ZM02438KGT/HiE2mcOpG80SfduvCdG/fO3F/Ycs/nHEDe47f+kVrumT69Ir/8pOfvVVP3I3CPFpX7rcZGhKnWe+/szD/hPHnufDmuGba2bfmu2DlU0n3u3VmwIxfvTrHtvvvuPVXvZhn+o35+8TyOS/WljVvKwrovbBH6h4YvEXP+ahPvoPXPLZ3cMrX6+15nSX/O3F3uiBftHZfP1FP1s9n3hMX9YFHyD29RNIcKDBggT3KVzIsGHDgxARRjzosKLFixgtTpTIcaPHjiA/igyJMGPFkSgTmlypMOVAliZHVvxHs6bNmzhz6tzJs6fPn0CDCh1KtKjRo0iTKl3KtKnTpPJKRZ0q/1Xq06s9JamEybXrxY0tS359eFLjVq9oYT5K4SPLy7Rh377stxaJW4wfw+p1CHZhxLh+AwPeu/Jt2b9iActFS/Esw8WNH5M0DDewS8eMJ2u+jLiy58+ZL4O2vJkkV84gC0vEyrq169ewY8ueTbt261XycK9ap5u3badaFZdGTXzsYY6DkSsnXbx5yLpZFg1fTnjfWg/yTBtX2ZkvZsqLCUPWrN27ZMp7UUsWHp5s5IzO35+e3n201/j08+Ovr3q/ffapgZbSTL8VaOCBCCao4IIM3rROVQ9SJU+DQ62jFXr/fdZXX2atR5Z7mGWY1nXyYAgTYgMtQhdb2eEVYHvMJf+mXGPtwajaWCielWNogpUlnHcyaZifkP4VJ+KRGapnX5Fd+XfiahRGKeWUVFZpJWy65aalblfuJE9w+oUpmo9mbcidWPIByCRxa/mwjprleQiKdSnYlZeL6YV4Hpl56jVekAGaR5qgRvZoJpB6IlrofWIi2WSja0JK3qNOLlnaaGM21OWmnHbq6acJRhUhhFZ1qlspq1zoqGdmcsjnd3umuapabGUBl5kqkojjiz1O+iOavSZ63HE06gjsrWd2SB2css6nZGWRPjvrtM5eammlLGHbH0Kgduvtt+CG61OWu5EL6jr/fBljtNMpu2uOfwYLIrts1mlJP4t6uM+cbZb/uKyyNpbpbrLADhjjwGnGm+mZO877ZL7VQkytopLSWzGP+P23MLTWEijuxyCHLHKDEpI6oam5SaXqxA8XHOirGCrMslfXvZkWvPuo6ANbNjt8aEKA8lrjhy37POjBwm5bnYf8GYxxx8haHPTMVBt9J6YXRxym1geN7PXXYIf9VLm58bblubmBKXW7rwqM868hrt1cv1vrqxC/LP4LcNEIG8qwrzLanfC6bOfZcKwtb5z4kFVbfbHchS/unMZQc+y0RWJnrvnmnNtUMlXoovyPyknP3OrLgi7tsomNW9TmXTwKl2udtlL884CggLIIHXQoklyx1bEuMOHJ/Sp8taob/66S7/so0g8odKg4l0D5vLXIKHm8BCaxlV/EOx35zJmz+JwpQsc+o4yiYqOtt8841trGJCnX3HZu//34f9vb/rl1+6Xaj6tb6t7lMrgtDXJzs9f0MmUivGGHP9s5HkNGoZA85KwfdLBgsIYmM1exDjywYhbUZKY69OSBggpZH0MWkT3uNQs+k7qeQvJhN5PQcIXMexoCA6g4+cWPVd27WRAdkr8iGvGIUvpcVU72KXmoS4ITO52rBhizArpvJbqCIqE4MjsftIhwtyOPBhTAAAVYYh80LNbQaugiEsrocESSl98iY6Ib7oiCi5CO2wDXRjQqxBVbEY0e/fS+K7JMWv9xzJjkCulDkiDxkZCM5GzIRknfdCoqo7MQGHmIOjna7m8G7NUOE+imTYJFeHizS+BgmLyKaAABDmCHHWpACSrO0ZTG6lsVRbgwN1ZROj7ogRBkIYp7iKIOV/iAHm0wACk48x73iEcJwrAP8E1xW1fbhwaeYIA6gEAAetRiS9ZXgASUwZvgZNQoOdnDPioSfnyMWjwvIsl62vOeUFmiPpn4qVS1MoozitMAq6cQSdiRenNSoTgN+bqFfjJFK8KO4xqWkgwwgASBYIcVNgCKNAKNYCBUmtAc9k8hBuyWc+nHCgaACllIQRSbiEc8hPABC/bDBkJAhTNFEQ8pTNOd8xz/Vj1W0M1vOmISuAzPNsuQhm8uAhTtNOSsoqpDAWLTqo0cCT63ytWu5oR/lPzW9tYpKyjeySB5vEEbRsDWtrpVAjYYJDvZCZ31SYwhc9qZF1+4t8IkgRAkaMcsC5EoDuKSjcELISeZFlCLMPOZJWACAIRQBgBEYiE+iEMPNgsCA4himh3VGwyDNpBtFlUAjrBpthpSgCDcIw1ESOciyTrXaxJwctcKqjp1izmv+va39RzV58RauqmuTrTVOV8B1urW5kpABNJxKENTIFF5/oWCbeqZkjqokkVYlAQvuMEkWsirxI6WeG88loiAR6aJlDOmlqVDP9SXjxveTXd5yAMz/6UZhnm4UKC7WshQz+nUpAJmEQV4wibQ6YghSnVal0sk+2YbuaxqBrgYznARyWW2chG3tpUz60gVoogbRGEEMghCAoLA4hX/YAXQ5SWIOZNdrBKNbtIlmHH64bx8jDdnejIsnBBrrF3OlbFwXEgKBlCGEqzhfC3phwbfkkYb8MCnYQgtX/foQYJogAunbXCOFVJOphb4qrSlLZptbDne0s+2JtGwnOecOVHts1Td2p771NhJwSlkFDf4wQh6QICj8oOGhx7fmN33OpMq56krUqWM2XunRdh3IaMQn0DwNUOBWFA6g7QpC6HMu31ZhoIENUhjKDiQKQuEgnQYr5QXMf+PPAxSOoqYRD/kKhgKphZRrYQMp2/aTJpeuk8Keew0/QtIhZQag9WkHpSlY02+zNqPNIxuQ+iwgjLgIbbaVskrJNGPfJxP1Wg83yKWik5ty3eG5oYyGncNaoLQEKkLMXd9dTenS2Mv2vsIziKc12lDRrjN71wzIs97GTo7/OEgI1fZuOQtVaWZaEDlc1gWcYMgjIALhdYgl2csprrca+F7UgiJxnxSv0gnDzSs3g0XAciXyHdO8tYgVCGaPfv2Oyw3dMXz9EVBkb/khtATyJzIZ25JSMfc5T5luffxafOWly9E3QQAPlC8BS6CmdoArX2PnrN5GMYg8haLdEBRcyD/k2/TpmWwrRcxifNpeh/NXogGQd1aKTQVtXi9NontqGX75hHeAgFfcHZ9kClXveAX3zLi7mpdADt6alyBuOY3/6lRCRfPoNJz4/gMZ6vn7AY1GMETCGBrwUj+wQup2W7r08XsFMqNSWgBRtuR0YzS0iF5UIADQnCD78IhCoUYIwRIAIcaTMJ3zR7jHF6AUXYEAg5G2ACfX0n9QHyC99a3/gu24MdNZ6AFDviELF/wAEX4tyx0cAEFIsABCSzhaB8EI1HrsPW7y8rKdTBNB/UYlrACTCAEm+BMPpVMx5YQpbBS5+RMdcAJABAGcjVgeFBgtjYKWYcHAEAANDQnA1EK/4igBpwgClKAB02GCk21BK/wZ3rkARJwTpuAB05GACxUQTcwAE1FAESFZfvgAZ3lgcrkEA9IWfGwYEKwBuC0aJRzcFVFeSOHcrdVGpx3hVhIJRK3P8R1cUQ2eaBUEKAAaG1gCE/wDHwSefSBYw4mEeIDHciSPC+RBHNAArDwBoHwBuzADrT0F8IXAw8AWIEQCHbQCAoAAXBwfXBgAT23D39FAp8wiOyAh4k4SwWQHoBwCIO4ib2Hh28QAuTXehqAfu2wh9/HDp9gBTewCue2FW6QAxEQixwwBiiEUjrmEByYU/3nGBExCmBXApEQc1E2EAUgA3UgU1IQDzzVU7BFAP8i6BdLVgcKuIw+ZQIEJRBfFmZopAhEdQ94cAUCQAqhpRBLpoDQ9FLK2G7OBgqm5UwutQmigAd9EAb8gEdL1lQ9UAYvpXU9kAA6lYJXQACk4BeP5UwxdQ9SwH9ZRnKYl3EVBkRQGIXIVRhZWJEWGSql4HlL5CmSMCHoInqm8zell0srVACCtnqSoT7FBXsqVyvilE0LMTsSdXtIU1oIwAAMYAQM8AKwMEu19BDCB17MR32f8AIXBQfU9wZRcHLapHufAF46SX3Wt4j5tS8DYVHeRwJG0AIt8AIZxQ5G8AAKUAAWRAcaQAgOkFHs1wIX9QlvoIo35FED8QDzJ4sS4Aj/vtNyDCMdBWCAk3WAZSBNQgAATFCYkmUCAlCLDKFsYRCCR5cPeVCM0lgHg3mA8HgPTrYEuyMQirBkonBMJaAGhSkEmGkCUDYQ3HZO4KYI3GgAsoBMH1ALfuEKBWmDo7kJuAlb6USMXKCPAQgCPTAAnJCAW6dr+7BkZSAE3cQJJ1gClMUJJVAGnxUJL9g8P5iEkUVZUrAJ91CBitk6VKVwjMRwbFaFBnOR6Jmek7Ql7LkKnoJJNGFxDEmSDjke7KFWZoiDiDcnrDafRWJyC9RnhJNXHlBKQnRAfqE7VNcPdAiJNXBGjSF8gdAOMVB8gPUGdqCKGUB9RnAKGqQBgDCW/+OVB4rgXYCVihuQeNokiBtVQeeHUarIijmjfIEQAxaAPtfzXW9QA4SFd4+hAFgQi3xQf4PkSxVRjDxVBy71mckYDwgpBSwIAkvwjGj1iwu5QuhTADMQCUswEKnVmQNQBx5IAK+QX/nAgZ5Vgf3wgrnWD1mQBQNJYtmYgffXmgsGjpo2EDsYj8Wpa5LgDglQB+3Gn1mXmfngO8jpgQIQPkuWgOi0fwG4BkgQqCVgjXlUjvz3AXbHbQZQgx9Ynf65SubZhpTiZhQGQQ+jnqq6qlcBOibjKbsxOuoyeiI5kSHlEBwnaM11B0/gAfgmcixpEllkYc0SXcO6XfgXGFB2lv+B9aCPkQ+LEJR8SAnMagcxsAWTkAGAtVEnhD55MA/+pQj8tg9gwACfKF5AZlGfcK3WU641ugVZID7aSgJ28ADZQaICAQYQ8AYVemmtNgo1QAF8YAZqIAIUkX+KMSflZEw9tYyfiZDRtAm66Vg8EICNOW8FkUc0B0hVmTP7ZVn8EHVlhkwC8IwdNV4qVE3dxmCQCo7hprJpWlOKcENlppvrgwR3sGDflDN5RJsDYIPUtA87WAbd+QGukHWiEJC1EAcGUKk0tFSosHXVKWVD5VnTRAqgSqsNOXvlOYUPWZ+Aw6piO7ZHQUnt+Z5SkTaheqtg+ztchHrN9VYeEKdqiBr/NTZko4o3BpoZ4tEj6jYKudesEPoYYJCWqkgHgXt8heBdF6WKIodzdCAJF9IP32UHFgAmhwgHjssQGTAH1/cANxR8+0p8ZLcP8wqIvTIKk4AE1DUJ9WU0qkNDOSQQREWEDZFQHOGLAxB2V2ooS0dzArEIS4YK07R2o/Bl57SL4YQ+gRF330RUr2lUeZA7BCGZmTlI7Nibg7oPj9UHkcAPYQEKxYgHLfgKHhCmdUAES3C0VptlGhAETGUCL9ioTqag85YHk+p30qtm4hmeqxWRXAuTpdoPZFvABuwTJeN5sDohGQmSxsVdx8O2DzEKBeACQfAEQcAFPyADbyUCsxus/1/RUOS5ZbVXN2vkGIELCw/qagohoc6auDdquoQQCNxaQdEFogrQAjnclSQAiPNAB3Oir5p7A9OLRvnQuet6ozaJUciXB3mnTQjQrD9JGCgkl3GDXgfBvlr3AW+nJ4wZc2+RX+STBYiwWZslAQgIWmhkQSvlTCXwTaQAdT1StenbA1dGskXaEowZbgj2BFGaTvXwBPq4i8ExCooQB94Gjq/QqJZFuwbwjQLwCvXAtL1gAsnWqVunZ2YpyIr6flUDwAH8taPqv2B4cAd8yqhcE2B1NqDyP5M2PyWFt6QXSJMwonnwCuv2ABysevpZt5dSVwJcygSRSrDDKISkPLvGrP/t4KwJcT5B+cK6Z7nQ2rkkoIqTkEeKwH12uIdvUIoZZaPhI2UZgIg26mkK4a7XalOBGwjshwCMgAA63AI3Sa+N8AxFVzy8qF5b5Mhb/IyE83W7q8ZU+md9yQn7yJ0o+JnLtmnNA2YvlYJv/AHVubztaAAGLXfrgVOysHWS0VoSG1sU9L6eCpxmbMZMpqiLPACb0AcfoGv7BwCRPGBpIL9oKgocDVUJ0Zo2HZt2NZ//C8uVF8wSiao/bRCpfNQGrEQR4j+zGpIihCeepBJjF5Ma4AIc/Fy8BsJ8oSujuhIy2SLI2icxk8LM3BCFGwjQ3MMP8IJYya0WtM56OKFfaX3/gNhR+LLOqrgQj8gOUZCiCsGs1zeIbzDYhI2Kn0BLLJysRhZGdLx1shls3FuxAsgXo1AICbCdTgpNTipT/JWno0Bs3JmQCVkCUHB/DDFgdXCA8UCEDVYSKmUARdtdCSaxBTbbO1VMqHAPm4AK8BiPiny+WmeBr02yr4C8lUoH7Fu0oJBD1EZUO53VEGaqb0aqwkzKBgZnSJ3dYltJ5nJJpVAT8rk2sawds7wYivBvAwGtVCe0ITACrBBXr+yFdFJKI2kw/SJdMAJCjfGIyzy4L6EILmwJeRC4lutf87pRvvNKDlCKRnADl2hr31XO+eAKJ1SuJPAG2MeVDoBR1xoW/+ucUYM9iYMtWLKE2CknSvpMNBTBvpXFxW4E0Lxr1yqhAea02lsHp/lACvRLTfU14fuiOx7QAwagjzD1d3Y1pyAQB7vLfwQAvnqhxVtnxTUrpbWAYOb00E96jgoIyXTQqCzt0pgc0ytrArXw2kUbPgjRmkT4VKHav6I8wAIayiNJrAKh3XaunkokKh8GUE+9HZB9zAVxqIE2AglgA3en1echwg8FE5AGh2xjn4GTIsq8woLxzGeUBEbQwzHcubDguKBgUXDwCVHgD67rooBV1/WVzQgAAbAgiXjIezHgAuQFxQ56Rg8BVZKgCKqFHm/hz0imz3Px0rEZZATBmP5Hjv8qnb6R/ArRsw8boNJqTHV5UHekNgqPwLR1MJ0MkZrK3rJkem348lgVaGr70seyYLP7UAvddg/gSApz9xLqswivwKgqXYFQtX/tbtymqVIVy9LH1g+mBcmPHZJCfXldW93UjfAFvw933vAWCVYd1oUkN95nVasn/JiLUA8p0N7PFd9ruxUAis+Ljhhc/SQIeuIDEbj9TRiFq8ICDsMK0bk0vAEWhJXpTD05E+EWEJeAwABFaQTdZwckUANkOT31cIiB0Ne/RmXGgWBskW3JujfTg6b9DCArZKVgvJjNtNDhdL5NRo9/liIJBWmjQL9SKrtIjlpZx38C4F9vsWT8xbz/f0ZU8aCOaJqp/Xm7frSDwX3v3QTTktxtMy1fymYCA0kRN3AHfrcGmtnmI3zwcE7UkR/n/evwln+FeQ56n+LA63VYfk7sfTtOVFcAqad6WdCAiF4Qw7pJXaEzLDIm8dJ1fjHptt4S1RPgjqh7Psy41bwBuo7ODwDEFzSKDgAL4LymCj5Lr7DcM6s7Wd0PFm6jwDoQed8Y61YDSkB/A0AASHV2WAwk7JupOM09ABjtePXFeQBlk4qbwOhRypoi+yCZ7VZfk1xUSyAJ2ehTThVOBZCzJAsQ+xTlUbTCQJl4aUAIcJSnX4oBZUqsWQJqlMN9/fYt2rhvn4cBm/p8yGiw/84VAaQ0cJFogk6tAgmk1AHwAZTHfaAkxTEgpQRJjTiFDiVa1ChRjUkzLg161KlRpVGZTpWq9GlVqlmlPh2K1etUrv/EjiVb1uxZtGnVrmXb1u1buHHlzqVb1+5dvHn17uV7d9W6VfL+Bh7c1/BaSVoVf/3qsanTxmAVO8ZpdWlGRTfajBghwcMSyowXjxZd+rLHRyl8rKt8lTTTm6BSr+bamnLRx6eD9kvSggSsGpYwClXgIFDwfb1J2Lmxal+GOSSs3MgDCnogdlHcKZqkQQGE34FiPACVL58G3+1qFJiXkQ4dVx5vNtVAiIT4BwXme1QERgEloZRSoIEICuRAgv/2bjsNqdasSsqgMmqqZZTQFvRoFBsG0KaEMPLZ5xWlRoFIm5MEyGidFYSQQgpROPTIQ0U8+GAJCunYSJEMfTJhQo9WKqOOhRZxpAAJyvApyKU0MMgninQySZR46iBCAI720SAII0sAgYChJPEgDAJAhGgTAMIApR+DyBSglnpW+HHHftDsiaYPFjlTkiWlFMDG10wTjSs/X6ttUEEJPSpQQxlk7DBGG3X0UUgjlXRSSittVJ5SMNU000wt5SuxRENt6s9DuypVwX3ouCEIVoNI4AfOOLvDBlKqDPVWXE3tZ7YsRp0s1EV2VU2ePhXEqsKlwGiBASMYYOCFQOx44YX/Zq34L9XiSEBOg+jssCCn66zYII9FNEDAuEDgeIEBEuDAjp1PYvj2wu8+aacdOOAggVpmFWBtETridCUDdgNZjt9pA/kkimcUsbAGCiLgg48Dh9MtK1RtK0mIeGq66TRF8il3BSZKBkCIMjbhRAgASr6CpH3yiclIUdIQAuUVcy4hEg/7ySMmUTYpgWUmhOhpRQDC9GgRRbgwQCEqJ1kECZmYXMI8D0ESRZQ6hu5JlJKfRtIjkMpAZaYSmDjZADzwGOmVzAZosU45S3xlJQN6cQlEDRIwcpM6WMZZCjyuIEDqXEUdLXFFi43MtUC3IjRyycLy9HLMM9d8c84797ys/8EEA0z0VT6XKzHKEbUQql8tO/ZijTRwQYYReIg1VgkIWKSWBFN3/PfHU0PCEstwAx4n4bNINDdTiwIEgjfujf6TQN5gR+FPanjmomxrAFA5OLaY5Lk5AhHXMYJJ+IQddu7FLzp5U/UoA98UTvcNd9lnZzz95vFwkfS5CxbtgFcgCBiFDdiqKWAgkIHGsBuNNQ9jATKJx3yFkwI84W+o2MQmciaFeLQoDDkZhYjkJoVNbC0eq</text:p>
      <text:p text:style-name="Standard">CiBBEDAwhHmJA8bSEAHQ9hBUawIDxKqjAZ4koYpLYJcr/BA1SayBKb1gw4ZqoMsmiiKHX4gDj8CQUVwMgqqpfAe8Ugh4JBmk3mUDf8AkdjHKAxSOHTkoU1PM8HH9pHBMmwNFfGQRdBOQoAsfMx3lIPc8STHuAYtLnGqw5WfTHdIRCZSkYtkZKQ29chONTItoAIk6yr0OktGUILM08AWaHe7BKzAB7zbRx4oVElU9jE1HiBWIIuXKDsJi5Wqi0xV6hUIhbHDevdqR7S8l5HiHIcS/agPCeTVD+tER1w1AoW5wPOGT7ygEUhQzng89CFnkoAd+mrXfezVDjs8YBIe8pAjRpEB+9yHfdSijiOMJcQHYCECByJAQzQmOeZpZQU8oFMtjFXGmYFQhVu7hyi26CKB7MMVPuiBAeoQwokQoAAy8EmHbASKghTNoCv/atHLQLEIW6UKS1CzZ7AgsjUOjdNDo/AACOLIJAHUgyVANNFSFvGKSbTUAEELGifGuAR/7gMiNCGjGfkJAAGAoh5PMEAJTLA0x3hAApzwoE9eRgp+3IRPqYTMr1C5xwnWBqyGGiuhJHlWtKZVrWvdHGFGF7rSsVUsqPOjIPPZOHzCTjK+SgpIC2AJSnLko1DlCFgN+zuhzIY1d61rU2bTSrECyiijONNGPgpSnPwvD5g55UpH4bNSKjQo13RMlQa7kWA5zE4OM9d9puMKUMCnmQpgV3Y2AAr/xUwS9bAKHfKRh81KELP9yAcpQnuxTVYuIxqx0yvyAYr9UCYfUgNp/y36UdjrXncfkuhHexZxTZFxhLIg/Rh08/EK1MaphPuYhG/poIiBBLcyyPTnc6s0Co74NicJSlU+XHER4NopJwLBb24+mg9JKCJYsSkP1jby36CQyxWveEUtqtQPRUgCulrV73tsNF3gKviSjS2U8Q7L2EIWK1eEvFXk5PpiGMdYxjM2CyQfCWNKclWvmDRegE61Opy48cc6JnKFkjdiFA8qWMkzDZL3qtyMsS43zHsMBO/qRoKlawuqze0oXPGdN7CAOsWD4D9tk88yP7lxPrbQBeNDoSmfOcq1ie5QTmnmTFrozqVKM7LyLMHVCfkyFyyyrqDMuBMDuau+m1xdQ/9FY0hHWtKT5hxc3woYHJP4dUl2Ml9didzWKdfTiSa1qFcpj7se9ianjmyrfUxmjFEZuYSuMlgg+J1AvGAL8u1IPRDQLnGRS5N4prWok/tK1wVyzn4u9pMJvSBkR/bZcbYytNn86sqVuda3cdA9P11qxpaaqyxucYnL7WJKp1vd62b3XWzMKXlkWsejDmuPh+3tIStb0YUe5GkeO+JKBssHwyoUqf7oZym3Wc54BnQ/wMCAN9ihBuNbbhkf/psoAIjb2V74nJP9bIRb+9qYnLa9UbVtfZMK31CmtrdfeW2Fd3zQI+f3t+et6X0nnNGS3fmj2/1zoAcd6G4lumDkLW7/Ttt1x6CupbE7jfNEv5pXslb1PhTr6nzr++kmHnaxYZ0q6JCAgCQwwgNagAAjvOA+5tsAhQSN7Yx9POYuNzSzQc2gf9Lb7siKNs9nbWhP0xyvMw8809e8dHFz/bDjVjEgVX5uxApd8pOnfIzXAW/Mr0PeRH483u/N8D/vveaOt5DwiHdoXBX2sQZfHMlz7lW9nnzNTUnf+gx2PXelywhttznM+153NYdc1jTfCsiBHOe5Oxv2xD4+8PUuWTaj/OXGZ/zBSR/1Ri9+0cdLceW9/33wI5IwpBOM0V9M18RvP6/09nqofw9uqCs8KatkDbarfuSu9tv+qBd97PlfpXpA/ye1s57rYacy0iOuQzhY+z3Qk7vCSzU5c0Ct4ziY47O7a7nCA72nq7WWk71k20BHUzwSqz5z67fHURw+8ojwW0EWbMFJwZTL25QY3LxU6jxA2zfqM7mUGz1EA7J/eznGWbIUYCWlYzQg3L/36zokXIqPUiIMs5PYogOpcYT2q0D5S0A1Y8AKfL6cQzPgU74S9D8g7MCl6yO4W7nkKjIeuz6cI6s29Dtyy759cEE6rEM79IvyGz/CyLT0s8D16z3Em6CDY7/4Kyskm7ol9J1VI7j8q6QTPDzDy0DcyCeOsJWeoTuAmz6nuzcJfMDD2zQwnMCk278ow0BR5MTlW8DoE/9EmzNEwBvBGmw8NnzEQek5FbxDXMxFXayxUojBXoQ3GpzFevO8Zbs76HM+HkwxxjK9PgMk1UsBJOgV94NFnTO2ZivFUNtEhuM06wvFP0Ix5GO50LtCZGwy4vO/LYzELtRG/kPDrxrGHsS+WnxDaZPF5ZmKXcxHfaxDPby0uJIr9KNGP/RGVgRBCTxH+LNFr6C/jUu0RSTCcVRGeDzDleNCe+PAHcy75au3cERIgvw0gGNFU7RCM1S0kdxEL+xGW1udpjNIxBo8VxRGWpRIG+yjOJzDfcxJnaw8X7SxYFwxQfqzcPu8RjzDUUzGCSSKfys0IfQBVBNJgYTJK2w2CAT/xQgaPmOsxk8sQ25MQ2L0uC80SlkkxJCLO3WsSv5TSQ18xyMESnmsx5i0yTCEy6XYSbu8y3YrOqLjw6gUQblzMo00x0FsxUK0R8ZARPhDHmhUnq80wYlMygZ8TObLwPZbQ468wUQUQ8BUPknksaNcS036Q8F7xWpEyw8sTE18S5ncSJoMSje8yVvES9mczRmDpJ78SRRkzdD8sc+0wtNESr/jiuTZs6+KJVb7w7gkzCXUyNL8u4YzPDjEwk7EutcTuRtsS85sPeU8NDK0SN20zKwkQRLUvnkkT7o0RzmUCtpcT/ZcK73MQ760xeb0xLxySdGku4R8SYNktcIciqXE/0y3bMd2BDnw3M3ftE4bHEySLLhAPM373DqivEjXIEWUxEKpHMjA7E/7nMsArUnI89Dz1E2caE8SLVFFercZPD/HLFCzzKTefM4cBE5IfIqrI0EhjEbkDEGpNEUHNclp7LG/rE6VDFK1TMdW80KKlM7GI0RJNMvKXE6/ZMkIdcTqfE16DNEULE/u01KsMFEv/dK28kf4VFEdnc8drE9YDMf8VMg+Qcwr/Rj+nFIrxU4BNcYincrmOzZ49EzMZD0mtUZ0dM0XjVEnDVTqG8o7Db413VH9pFL0jEcO5VLXNAowrVRLfUHMk0HcTE8B7UivTLH+k1ELNBRmZEub6oeBc//K6czSV4y2lhRHUATHlTxQ0lRS7/zKz9TEJN1KWtrOMUTGTHxMlSNUR61SLN1SSZVPuYTNgVTPS31WaO0LuCK/f2SrgGTWIgTEP2U9j1zUx4sc/jTPILM61ai/YrzHO6VTd6RTHpVSz7NMPl3QpttWjuu2dvXURjtXPBU+OQXECW3QKyXMR11NFkXXSD3Wgo3NaF1YhpULGczUTY1OdgVQ0MzX4BPVUU2UGoXUvsqIHxRYe9xOl2ROCFVXVcxBtSRSycTXY8zYhNvQHo1VHYzZSR1ZYl1Nju1L9StTiQ3ZZMXHhg1aoV0LPcxDTFNRVmVUu0PTslJT1CzT1HFTZR3/V/x70Z3dPotl2XR8nF8NSSht0eZcWhUbVtizWtkrSqgczei8R5ht1Fb12RWt2dacSU4d2KIYWrzN27GAQU65TTKd006l2PB0w1DF2BklVWg8vQ6dCiGcJZBFz6CILe0CVG4FC0Woh4wIlql4rr6yE3IBKfIyDxs5ydwAkSHVTPDUWirF2hBcVcjszsdl1GMx27o1VjNN2mVFVoSV293tB739XaEtWj2Mz4OdV22NXavEz6dlsT06Tp4dikV0Sn2Vw8pxI3X9VAt5u8eID8fAMCYMS2IjLZDcTbkU28Q7QdrFSqEMxYo9XFdb1J2127il29wE0d6VzKEAXv1d2F/k/1u+jdgoTTLVvdl/pVXD3VWNLdec7VhhwVHkFVGNCBiL2VCSTYqbKAC0UwCKgzJySsr6VIrKSs0zTUXBJT3W3bkcDdKtVV7XIyTa/Vmz7cOexd34hdv79d39zWFLFd63Il76zdbNpNdXzVBvFdTGklq3NYpwFUbYIqZfYwfkqFO1PY1T6g3jGI/VCZZgwo53OZ9uzA0FgBZxwUgjLd9Z1VD0BUodxFX2Hdw1rse2ZdapnVsRNVj7nWHepVQd3mMv7dtMLQUAzky0HcrpLeBZ26y3Mw/gvF7hTNwYHg2B8wBVfeA7NRcHkDhLeNvZzcgBezhcggWGcRhkCaZ2eIPqaf+H6RDBCgEDCICD6bgmMs7O0+VBAQZY43XdsiRHWya8kH3hEF3cOb5dGxbmH65hr+BjZCbRaR1epM1jIM7GNPXKAkiBH/ikETCEFTCuIsbI5h3CVqJhonjIb57fF7GSFnCA7MlkRt7G1sCv56gtidM4olCEDEAABWgB2gK2DbhECKwMVnblFCgssC1kmc1PIwbViDRQQ+1X2x1f+JVdZ67dhJVo/MXjYr7bZM7o2cw8Pw5kZx5ghubNu9OAB7DmWLmDFUAipPTlxFLg3jSNpjTX5yUKS45nTaZAY/wuV3g4O9i9oNBcpQCucZoEXHtlKN2N5zGfG+BVkM06UXXdW5b/5UAtVCKu17lk6RoGZt3NXXAm5jo25sXQaLG+Sx7ew2YuWOMNYkq+WNi5AVg56QRglSfwAFLYj4cmNUQc2UFZxGiUYqXNB2I6Z+DIZNv9wMDrGVAIsI7oisTGLIIIpvNZx8v4Z3Hh5zIG6ziOv5BuTM5e4c6U03WeRhnOzIum6NDm6opG7dLG6LFubX30Y0hiFHmIt0fJMaXNN0JuaAklNJmpAc6QAUSgkX7AqZhZaR0r1Sr1k2f0gFK4aRalj3NRD0oILo1wmJBRooBxD+/VOswCXzKrrDKC7A0gPEnAiDygA3IZ3X74DoAmzqhYBHcGQbTFWCGGyoJuY6oGWOeW/2zO+2qvll+IBvD/Tu0BjwrXPvBdFN4x9YtSgCtJAZXn/lFobtrkkpkH4IwnIADoCqnM7lW89uaqftHofcpHtj70cADpxgiN8K/MKu6MGB8484iAabCgGF35cAwQuQ3Lbo08EG9Rhl6c4LWcSOpUntXH4HAz7fA2TN95HOQ2JtRELVkNbdaIrl8Cv+EFPljLQXAur0PY/sXLy4t1mO1IkgfNq+2sxm2R1r+L7QfN6AwRgKoFZTwi29h1DJQbZcyZToprsuTsoQT0UDtYsIMoQAJ3toh9YG+jDvJgioJC6O6we4PoMaBwQuyGy5ZFl4pg6Qf6gRbs4CZX3ueioAMXiP+YAwGNO8Zqgs3WqFZhha7qABbS/l7ttU71gFXtKi9wquhyXnfBZV5wvNBDQIaUa8VBCU9eCie+cilplLYuOrgJRbDXp1XyhVQNaSTLUBFn3abQADlx9Qjj+7CeT4CDGFAAJBqfRfjnEBjvQWv0Z6A46yiY6rGecEIvse0PB4CFYFsQkDqPc8Yle9Gl+xnjrHCDHCiQeRoD4oRoar916vzX9XV1lK1oP3X4AN/23S3WO8b1id7yXv947+PoTckLM/ff2T75VejF8tMU0WH52R7zl88UlAeMBrdtf53ZNVdjtu5tONcv7q3EMuI3VS+K5FEgXdcuYZlknn0lS4aFfcH/pWkZwDcQF1HuByLfADA2DgRqiOsyF2d5lheAhRhohFpxBdKiMkYwjunY4KhAp7WTFrDHJbajsgeIGAN5gqon8KHX6j/x8LS9zrPE7JZd9dBOTIvW8v2m9cQnDZBv/MpT8MLIiwb/B8JocMsf85THlMHglMpPec9vcMGwfJcv9iSX6hBnUIRchDeXABuoAZNOgBnIAqM/3+U9tYPEFb7Wc4lkMw858XEXDxegBP/6juWogboO71bO9IwAAwcgAYbJA3fqB8qaLn4Iu3A6fmlnLvFuM0s2JnG6IkVndwdRAHmSmAMBa6heXowv5Dkv1M/Gxgiv+OT06lnPdfT3ayrf//hBcXz+F7ovB4h1peSV+mfwIMKEChHKazhwIcSIEhVK2mfxYr99GTde7Ngx40ePIS2CFGnyZEmOJE32uyFjBMyYMO/AlCDC0cmcOkfu7KnzUQof8nhi1GiUI9KjRhf1A+phaNKoSlWuTElSAwIHsNhZuZFnX759WB2wi7IB1KJ9YCAEsrIhbEkFDgKZdZQnrNIMDALZeUDKqM5+ctvemFR13yK9JGI8SPuKJCC2XfGu3KeoBgU+ZtSIkFqy52efokd7nqq0aGmqpQ+LDK0a9c7VPkOPbm1a6uzbulPX5i1btG/dtUMGTz3xOPLkypczb+78OfTo0qdTr279Ovbszv9XrVslzzv479a5r/pXXjtF1rZxnxYOeDd8qzyT7qOzRQbNEXckrLDhQsZLIzzRWXwFvlacgUcB5UMWBw6Xkw9BDfUgUe9dpEELc72wxSKLfLWII2C8EMiGcCkAARyTfSQXCVFQkscokqCVUT6gZDDHJzHU8BgodMAHxlxusTSYKoUsQocrGgmGohUpMGUhU0ik4EEW+VC2HnyHIbilaRS2B1xsHtH35Xuf/YZSgVomSBVpWXqZE4Jvxinnmha+2RF6eeq5J599+vknoIEKGt1AhQpEEEGDWleRmGTaVuF8d5Y5qW31uBDCCAlQ6Yhd+bhyA6aGILLEPmhJWtmpOwH/hYQl8qnJ5SKuLLhOnfQdiNdYsNTwTEk+ZkAILDFYYNEoa7W1wWlA0rWBXcTdSEJfcO2kyGBuKTKVBoRAW4NhHbmyVoo3NBoaKK/2liqFXNI2p2xsFkXcu3ZiyR5op3IZprrugZlvm/ymW+tuigo8MMEFG3wwwgaHt3B3CTdXkbvmWjVxexTfa6fFGPWTwktPENDsVRbA5HFaAI+Z75ZO0UqppOXus6A8tHkps1gZ2lHDixcxpZiwJJ0Y7pV5DOZiHmmFplhfpIDiW7VeiZnEHCTA8cBXHkUGtLyusZSgxCan+W/EYQY27qRao3ommrx1rfaDaKc6J51szwwwung6/3w33nnrvTfffBr6d6J9R8SommNDGi/Nbaonc0mKuPCDgB9XTSOohthUsqSJ130RzPKhfJTRTq2y9tds9pNrDZYAltGNgQib0SLGupUPSD6yaFaHrP3Kl18W+ZiTIkDCIuRprfeMWLkZye5k4RU7Kvbm9V5MNtvtyosxy5p/XW/cdcLpNb25fS4+3WCDP5Xg6au/PvvtF0zed/GD5/5BEG/NnoOvkW59pAf2c5+AbpKHqlnkBm0YgQRsgLnxfS5lQckCy05Vrlm9rVFgqZkDbkaJi/jIRlFjTPJ+piLAKMtFmMOIB6HVuySZax+MCNIGruWRZ9mhEX9BDGSYtAGamf+Nem5qoPfMFzbDfQ9eFItU16T3w/K1TV/ogtud5CZErkXPIvS7IhazqMUtKqRQBDlUobDIqDGh6XBnyxxsUAUpUCHQBvPIAx3oAApJ0MElCBSBGqsYvVW16oxAZErnzre4C2VFV6rLC1s2NA+0rIUEXTFVRoQ2F9wtYmnvQZpfjKaTUbCoK4ZBShK0paNXFM2SsZPMDaRlupIl73lE1OO8qBhL6+Hvethzlfak+MpzTS9t59PeLJnoy17y8pfo4yIyk6nMZb5PfvJr2BUJZ0TnZQyXXstjxrS0iBsEYQSGmMHvLLK0/wTQEf1oJRDTCR+VVQaYw3HKhOgEKQxlEGf/VUsLJyHwBrPsIw/9AMNeQuA0i+QhAy0gAV0occKV/EqFf+mHKk1TLWSJBCskaEcNCuGyeSSGAQgdoUgWUYCghGWh+yubMd22L1cWsaUtJJM1wzdM9xCzX05EY3Ce6KYp5hSW+2AmUIMq1KFOB3ClOJQ8xNilMsbrUbZUnPOc6hENPGBkBHiSRQpQ1RGsYAkm9enbAulDdVWyKUGhFQPLBpexaPCSUetLFsplo73EYAu0KxWGENqiDeSOKpj8CwvhpCxPToWTQfJKuQoatUCkiKIqOR1mIrAZAnySpUwF6zXvVzqaPvWWiMPXTV26Uih+D4jFHJ8SSWtTdaqEqK59/y1sYQu/hZXiPPSTJmwc9NJqUrGHJ5tKWth4hxXwKixUfcnl+gkS1qa0SwuCoGW9tCroVtAk9GzRIS2SV8LApR/PeoMRfGCRhiK0LAp1WVF2l7QCUQuGBLyIIvTC2CgUQiN6+UQg8AtSwCgACxHgQwQ4IAH0TpOWzSXjcGQKvcsu0be5je5JT+rOmSqYp6Gdmy5HK0s9ZiS2Hv4wiLPoxaMOpCHrUCpLe+jUCbdUfxbMCVVhAqD+POAlA7gDIh7aVMzKaVX2GKvXADmlUjSXTPSExSfgYIQHtEATUnNd70DiCgTo0w5weMELnozlfZ4FjvsABAMYYIQwj4gdLwizEf+MoIAb1kzMDMAyQq8cZgY0ohCjwGtWAsHYN+sZDmF+g1v8aaEHUOC/EZiCBDQ5RNFyWJgF5mwtgak1a45NpVtb7YZB6y8Nbzq120vwgb8U4lGTutR4W9h3altbFD/4iJyV8FIdnL/2aDVAMhmBDGxAigW2OtSohSeEa+MysW4uktotJDv0zNhlK7JURgNFti5qZXbAgR01OFFZnkFABYwIFu1oRyDY8QY7vKHcN3sFWkahGCTjNxDgHve4rWWZ+B6UL952nQXADOgNhJOEDYgAwDkwhjsHM9K+7t6iGSzVzTo4iZqG9E5B3VOERzyKmfb0xBvdYVNzvOMe9xPg5LH/joYkNZquVPGLWcxUF5tRZ2mJUhBsncAlgIKj7eSxxc0qFDOlNHQpQAJ0mYuqRcQXAR6FQ583ZA+sYiQPWMnyG7iigFXIF3eguNZg3K31d3s7Wkfax7O2Hm5wtwMW+/4QWrByiHCToAY3SMyIiJcSDz3AvwKuknqgqvEgFjzWEM8NvM5Y6QtfGuOfJl9NB49aTlec8er0yMcjL/nJS2e2ql7Fqk0+zUH+Ftad/+ysx3TXfUwCSftwRVrQO+mDL/5lD8xjqiY4pXjq1CRFW8Qo+vGYGq0EFK9YLmJwr4gOuUwRt6/kV/qhiNyPvmR0yMfvQAKKJMUR+jjsR/V9BJKS/zriWovIB4ww1yFXWeT79VnCY4BsYKFb+Fy77Km7YrpUxUO8wog//Gkbj2H83z/DxVYK5QWgAA7gQniRyJHcyClVxKAcEslTVL3Y4HFPsOHcvPhYr30OU0TIzhXZaWyEJgneAzIg2Syc3iXfU3mOR/Cayu1Y3XTaoxncb6nc6oEghU1gZ3neDZYW3/Wfoz1cxvHg44kEAQ4hEUoeeFze5bFal4Qe6JWPrKGUTD1WU60ec7WeRQDbCo4GKFBQ7bUY7L2Lq7HGunyJ2sTgTN3cIL1g/RnT/iVc4TEYu2CPH82fDq6fDfadpfkg4TXRD+ZfHlZQUhShIA7iqA3EyJkYAv8qoASuGBqlIQTWoQWRnxtS4FiJVRUihs5BBRv+xhgi2Aw2IZYsGDbRIezxXBqBWvS44AX6ncGh4imSn2bZHwmq4R/qYS2q3w4aXh9CIvuZBCH+IjASFeYNIxLalvuMUZbUEg6yHBSuIg9lTd6xXmaJxHP5lOx5wCpkIR+eombBlIXw3ALqi27F4oPNIS2yIhu2n969oRPKYTNOYm+RIqapli3KYxvq3zzuob3oRjD2oz8i0yEeICKW3G3l4Mo14gO23KMFnmdRoi5a4CX2g8/5wMpIo4pZWvxFUDn60o4p2DM2ZBO1YA/CmsPBIzu6WC7h4yxO4z3e4jnuIi9eXD3/WqEQ/qNN3iT7EKNOZl5B4uAcXswT8lbCmQ5DLuPB/cTsWaPrAd0XiiQskiM4PgqC9VrKnSA1eSMVxqNpqSOYvF87NpxKOmMztmQu0p9LAqE95uNZShw/4qRbvmXeCKRcJqDJZeFTuiIzNiUu9s8IOmQNbkQgXeI+3BkWGqUuCaVXLlqF2QqQrWTemaTCkaX/BZGBOaAjpuRZdmJZbuNkQuVIxiRMzuRnQh5clqZpEsxO6iSrxaFhduRGdmZCRmNEbqZHVGMVlQTMYNbneSbwPeNUvlQokqPDkWFmbSVnGqRCehZQuiNi6uJVSqZMmmVaHuda8mZYWlggnqZ2bqef</text:p>
      <text:p text:style-name="Standard">/yCgdzaEIkKVNvLlF7rTmWQTN/qlWJoVEvyYYJbVdM1mP/TDJAQlcgKnD8UkVT4iO94no1En/1Hm31kcQ97lOXalUe4jPeJhdP5lgDqnKp4Ed04ohWZHaiah5sVja45i88BmXsqmRV4n5yTlbY7oU2BWyRgobUYh4SWOGeLGiwooTfKg+4nWVmbkTwYb/FFc4kGoUz4oWlanWgJghRapkT7HXHpneErgeILi9ZinE/FWUapncQQmB2KiBsZMiDYhZO5ncOqnR1pmSCpodMZhK+5jgbIgLrJYb9KmHwLplQapiDrojPrikd4pnk7EhQ7jai7RhjLnVcpibPZla9bpSf/YplPKFRfCEjtZ5YLSi//55jsyHN0EYT7WKBymI45OKpTCpo96Kmj6p3QK6qdOJ5mWRp6mqqoexHfKJYqlpF4i6Id2Kh02Z3pSogO1Z6h1hJAJhTQuJXWRag1248NtZHLuknq+pKNSqhmKZJrGKpyupz7KqbCmo+NFK50Kkk+sKrfi6Z7y5DGqIaduFl8iJmaq6ZSGaLXWJon+6BX+HHWlous9hYt+5lQeJjQyYfWoK7Z6KeDZKAduqq2O6h1aJ6hma5NKa8KyZIn6Rrc+bJEmKSIuqSiO6ayiZblipagC4ppYqXEij1nR61Fu4Vnh56XmJ2gRKrr+a7KuaYppJTr/yuuz3uDBGiq1mqrLVqfNEuzH9gTE/ix3fqsxtg8ylmFxVqW+0qxGfqmyWuo7vZ5OUUVuctgiAFuo2t9vbg8ZxeiOymeDeiamnuSuemOOwuPBXu2cGmzB5uzGsm3W/qjDAq3cluZAzqUSgpWrMQ7GcqnGdumpduzPuae16gx7QpBgvivQCWmYvq0Z6e3ctCyDKibMNmuJzuy5kurOiua6/unNbq7bjmZOzK3ouqXQKqLXcig6CuqHpmvTaqt0teupDhvsRu280l7kLqvmGC1jJq0deq3O4ix/PuJsgmjZGqSQfi7jam7bsm3OuSnHFsfoRu8/tmpA3m2jOeKxRtzA/6YtTpmMxzLs9X2vcZIsRU5rY+5lF44p5Cos2iZtNMrsK64s6bSv+fJs/bJvtWYuwoKvaEiv/wJj6dblrwIq76as0kralkoKojYvR8geU8qrRPKR3sJk8gbsV/Lr71Zw8FbI6ZLtuBoeAzuv/frt/vJov0KncfyvChehQAbkIVrv/2Gv/K5ixmbk8bIlykCk66ZgyGqi087rymiwv84vmv7L+rbu/toqCatvCIqm2t4w/opqz9Kv50bxgvbvCmfxAAZwQQ4vAY/ruUKrSXbwqVht9zbwPmTp/3HEAivrGSrvvt6L735tMIXtws0x8X5wsZpwaMLx894vFS/vkMatFv8XsuSRXN3SZU9W7qAab5TSsLT6FGuJr5v2KloNrjjpMGQuLiAv4hGj8Mt2bczy2CeqKBFbsSAn6CD36xT7cY/WhiHH8sdxcbgern2eMrGG8bXq72i0MYBmhOz56h9H8OyWqY5a8Bx7MY2u4x3zax5vL0fy8Ql/7t9WcRLrpiDJsjab2gEeYkASZLjC78U6Zw3jU27N5+pICyxVoSaPps8lLiaPaPlusjyeLTN/Mg4fxbXQkfIJGhI3mEOW8gzLDS9fs9+28hOfMBnTyTY3dIjRMtGO7S0D6epqADndGkZHTrlE31FujhlD5zXargl/NAUfM/s1kEG9QCPwFQbnYAH/GF1XXEuXwioq+4vAQjKy5vMV+3E1A+8ur+2bwo1DD3VsIbJ3KnL7yANuIeQ412MN70M91FgnZLRMGALJ9BPeHhgl9zEmbvVmkiw8TxgnWzPLeolcfEIUPMNXZTV9jIK6eVQMeMUJiTLl4mpfmnKaFHRCC3FN3+cPl+or2xRRD7YwFiOGus8q2M+NIi0YG7DmuMJ/5AeuyYStPcEzLE2SKHPd+PIqO3C8hjAxn6hYvvEIX7C6DA1LJ7MtgUTwBNQNENkYi6JqjyMIQvFPQ/FO3zbcTvMq6xJh/zZQjZxwyyU4r89ALPXjNjKteuJoj0KH1EKpoAUoFEAN6IcN1MKV/zSsVgcu//KqRhSmoVLQcj/pbmBfyVTEe0kZYLgMR/RbZcw1YnyIRVDGZwzNM8hQP31gTpRLPnjI5GA1Os8DfWsfRIEF8M1VsHBISPSVkrgCHcBOfSpCRlRWGAb0XQ/0AGMn98azQXdyX5O1DwG3iCcTRAtOQXyHYh9txuJycKpcK52eRgCQBBDAzfXiHhVzZ7ueMIO2RoB1H/GfBudOfVhfPxFQaNRnWCR5P3G0RoBfqUgkr6IX9BkN7QjGJPEVKNDOg6OGJqFeWjg5KFhSmFvEPHTJ0uDF+F1EPkgCQJHIFtxFfVyQGklCPtxZjViJGmWlaj8zTu9dbgdyT/M1YP8DtSvb44gfuhYZ9VEn9T8cdxE3NcE+9WpA+T5Qt37MAJul8l7Xile7pJCFdXe/qwdUpKdFLrphhUd9Ajt8wgu4nZqg+pOx+gOU3gzthVmgen7JeilA+ZKwQ7Lp2Sd8gh2Em7u1w3qVH33Wg144wCe8wZXdQAFcxFfQEzv0RbcQ0lwIS0F5VJ+9QSC8QTtEHbGjtZG8Sx4UQAh0QQQYwAyk0RI7a/yKcYYH9YYj9O3aM/LydjAhOr/TT4n3TUEIRIov54pT9NKeSz0oAHIRwJ1J5H//9WZDrU6bRrkUAo5PPDEzSKbxtQZwW3l5O7jThXh9BEAhFMiXm5ltwUrkgb7/WYECRI24t0O110C0I8bVoLzM41eyRd24WUBlIYZBldfOlxs/DSZiRFs71NVKLAKY8UUjWIIrfJe3A/u38Xy4pTUy+lM91IASAJwZDAABhMV7fbi23vRw+rm+k+QZe3ggv/ugM26/x/36DPdwk1xOGgSKE6hy723xBsdXFEA33YENXMnCbnquCu6fh6+E2PtS/thK9R31LULHs0V+XZkRvABbpDWca4TH6xkJXP6IlJscFAZiFMtewEF5yRkJ4Jew5I5BzVmWMdaYuVmaKUB9GkVDwcKVMZlHET0SXIRbgxm0WF0+PEs7mEW5oDqZ6ZPlo5mYPQAlKAJ+Z4QGsIC6/wNYGcwAP2CfT0vyhcu7ZnduwTJ+6+J2R2u43Kd/3/y7iSu1ivMti39/FEnCpdxRJa3O2OrRR/d2qQDr2gNEv30CXT1K4UHeQIUCGS7c99ChQIgTKUJUAAFOICtb8u0btahfhgIFFoHaByoDAxJvXtyYtCiPBgQvSJCwssHRw5SB3rCzU6MAv3wpSXyqUWigIkV5Jk26yC7Khnl5qDpSNGmiTAewYtzYt2iRIkA07TzACrHfUzhmF41CQIIdixt09i0dtW9SPjAM3sRIMWrepDx1HVFdNLGfhhpdIkQwY2AGKLAVI1ZueNlyZswSHSJG+3kzZdGjSYc2Tbq05s6oWf+fbsgaturTsWl7dl0Z9T/du3n39v0beHDhw4kXN34ceXLly5k3d/4cenTp06k/l3cd+/V18tZV9+57lbx/1yXV9vzwtcKKnFOHPi8b/r4CNUbcWVHrMHrzsW/3t2zQB3n8Sw82kAxCCL7ZSANwHf7Usy2zffJIjBASNPLqMIFgUgSiV7TSaIMHRwEDgkBisCCffvLYK5BA4KjhJIIQKPGmydBSwIFAoniGw376WUq/fTKAgIQTS3moJA0uAjG/h2QqKoYtQAHkEDhiMGsgV0AZDKyU3ghhix4Vomq1fRRooAs+ODABQvb2e5MyN9PjzM31EryzTgcHNG9P92DrM8L/NwHdU1DVvjsU0UQVXZTRRh19FFJEVyll0koppTRS60r5h9LyAA3yM/3mVK29UOFEqx4XZBhBAgIKe3BQUk9FDcAs+LzTJB9SCDBP2k5b5MCEbqOIwNEaItFKC155SJJ+8hmMIqLKslWhfBRJosKfKNEJo3ZqsIQOkwQikZ2bXl0k3LRKjAIpZ/fJh45mH6pnxk+iAumweRbZKUqsGFIkgwrhMEKBOQJhp4ZtO/pqlMH6AYQBrrbIAxS6BFoYWvQWqUWRDTzgUUxi8RzZP1FFBlXBWeMkeT9CVS5ZZZNdjlm0WFnLFOecdd6Z5559/tm37YTmLjugiwtvvFLKu9Vk/1DfKxWz92KViMz5RjBkhlXyKMlpmlne0yAk7Bm5NgN3XUXmO0sDhcHWyhwWInpLNCLEpxViEcxFXnElKwUsjGogfrcg9iI4bnJYPxx13CC/OpNogYSfBEMM28gfWFihfRkIxA44Mooqp5OHtHLwkwnML8Umo/b6VDlhNbXmrwMtFGY9Zbd96tZlh5v2zIz+HfjghR+eeEYtPR7T4n9bZxVP1X4Q5dV4X5nOl0HRUhFVWRUhp46qz71Y1tEK9lb/TAo7i17d9nOfsC2ZvuvYBYoJcm2jZ2/Jm97Ln/F+8L7BeQ9BlhVusDCJ+C9HUaBExqAXsMgZgREIiGALWqCAFv+oJAaNIIV6TFIPEvHkQkAq1k5CcAMx5emA0OsV+Hb3OtfdDzfiy52vnjer2r2MZeKzk81yozwf/hCIQRTizrKDnaENcTzyWJqDmgY92Blrdi7MIURAYTVDIIIfA1GdDFuoIAAJqIYFGsiBjjRF+bXvIGCE4qhS9pB8PI4E3tpW1xgCCv4pokknWQSJ3lAjzUkMWgwBBEYIiLmHKAJHJLiX0w5DFFjw5A2RtEMke9KOsmwQPR0ZBRzfYIdGTIIuEFrR5qLEwBiy5zWr02HLRFa9+LWyizi8IWpYiLvb9Y6FqoTTbZDYS1/+EpjBBM+lkLeKIF6HU0p83gtPKaszvrL/NgwZzCi0JwERaOkkoPheC1dpm1qpD5bmQyOvWMm+r6AvbSj8U2fgaBRKpFKFyCqhtUKmLhBpcy9vkMsSB/JBK6QgQwsBQwKfsbXPTKZysGAHJSkJB3bwpCxZdIiScsQOw6UgD3ep075KVEIOORF24IxlLkFzMinqUpZmtKU5dxkfmvGwm7G8mTBpWlOb3pRnRBta0ZDYPCZKb2XriyEMP4UYK66AFHmEZjlHWiY0IuF96XRqbMyGBGrNjHoDYVsa13jSoVLRQwhIYCHaIiGloDIPEGPJxCaSJLHaqxAmGdInSqmehxFyA25C5N9wMolRgNJiAqlcWTqipVe46yGG/7HrHjf3BjisxAiF4Fs+UuQQfrnER+jpBx1I8ZpRiCujEgolSF82WlZCKHpQu2VLsdpVmNJSprhsqkhXGhGc3ha3udUtdIpJzF4qE27MXB38YLlU3OUhe6uyJn6Gy82YRoR8tGXZ+bgazShCpG0slW5oXKGuvnDEJE0K2T7UGoMaLIuK+0iCwTz5jLvsBQ4lXJpEBljAziyJXRThmkC0AosauDcf2gySUuU6h5XUQAGb+0lU+2ESN4aESFGyUQonUrGOKOIGp/ABfpDUVCdZoBN6sEE+QLJMkLrSmTZcrXXbyNoUq7ioMa0lbHZbYxvf+MZF1A7RfMnP2DVRnULV5f82YzwRq40AqTaym2xJmqe2STV8rMnQF1sbToWQ75kutZOQNtcOdn20Yu/6Sng1UKE+buCjTrpIO0p4WC4DEjGD1AhACQeBTxDQX51py0XWOg9jlbjBcLzQKpa0lkDaNQMGu9JZ9OM99SgiHzfIQWP+wIWO0MGQKtaAKsTQ6WzMwMepaZOpRDpjF1fZykVW7WtZPFvSMtU1OJb1rGn9y95Wqpc+VZBwgdri4r6ahpehpnJFsN9eq3SVm/lmbU9DXasG+6ttRZ85txvDimmgBTlqhxEK+KPAIWGO+3CFAl5wMAKCBRRKKpEdomCJd/lvc/t0SH3FtZCdLA4sYREJ2nT/YmA7RKkAoKhsYgBxgzKqOUdXShG2t3IiSZhWsGbuir9CMhJ4TUQRGmiDEhoTAQMQ4CUeXkQqsNDpTuOAAIjb9atR7OvyIRvaLIX1dXWnah2amsa11vnOef47nRKNp0NUmqiBumXYUrukNt8HHQrwg1WtYAkgqZN0Xetq0aAP0C8uUD+iq+UdRmSrCPo6lIGdwlEQRZJwYIARaAKH/KL3SRmBwwtewHYLBYJujWORHAwu5n7SqG4Uwfbd586Atj8AkyfJQLkPNncjGB4C7ECYJSbBkCV5y92BMzAsCBgqH33QDnYggeFfYK+CNu4kGmBBmhpjABMs4llec5YFSm5y/xyIwJRBTfrrjOvcU4ex6qjO6gyZ7OGU9qfnyVf+8h116+Qh0XnNldqxZY5aYNvyMPVQALElwjfqA//m/6nuOvdEXXKSf6oVye7b0D8qiCyizEWBSztc1KL8Ln0gWnlDINrxiRYdjF0CSnNMZHBeo74cjSHOrkLorx0cix0yaIP+ZSfYof/876F8AigOAyVUAu9O4VzUZaHYZbQY4kM+AQ7a4QIXCTEcoQY4LgIwAOWyqN6IbxHcQA5MTgwk4BkCyk+iLLW0rtWUrv1oLuaIsPiIi4uIrzaYjwmb0Amto4iGpjuQaB1CDYZeqdqQjuyIKx8Oq+lGAMmy4DCUqveCz//4rm5XGmSWpGyMUuDZvG7UMMN9pm73UCqk0EMRzq4F7Mz/SOAFgEJCTiJG6iEDWqD0eOJFTCjN+mlzNoJh0EPO9KcitkZJVELuXqARxmYikEsD9oIEMqId5q4GTKiwKue7yARJPuRFGAwtFFDbPCfvJOQ1FKEAQuAAPG4G/MwHg40qbuAGxYAVuAe24pDUjg7mghD8zBAJh2/FkLHJXopsnlAap5Eaf8P5jAmJlKmZipGNjBDIju/R8sAq/AxeBG7gvGoZZU8zaqUIb8MkCmH8Vq1ADqRBis4Yu1FjSuwhsAK5+mEUNkuzKOMVwKIwJgOVPgqVxA2boiYBPWIg6GD/EvzMriQBJvphY0YBAb+iwx7SwZDEJK4nRbxtIuhiFEaBDhSBIVwh37wPLUxiFOoBLCQy1cIIJgSDIPPMPXax5bxxCIVPyIDwJ6vvCIFSHZWQhqoRKZOyCX9Ox3rsx3jPpOSR11jN80xphWbuGVljDuGQqvrBBzwACcDI5RJkq3yAWrjRCOnQdDzvDiFiQs7jhUptGKHnLpyI15ZsqtwEFDrS/Z6ypdxyE52xGKWSKwUzHZlxDRHzGHvyDGuuhpQSMiNT567RKaXPq7bQGMvwHkmrGzuTKKHRNeiRMd0RjcTODGkjbMYGnoJy976Rjkrq2IKkL9knhSgMKq1vNnnP/3U8Uy1lhYeGLBl3UiiZrTBHM9ra8TiHciyLshnRTzKfEzp3KzukkDuc0qRQDC+/Djgxcyy30y9Zk6Rig8o+EzXMhpyEEmzisQ7TD5oSEi2XqjevM8vc065a84mwUzc5s+qujz+hKKuQ8QfPSAiJczkV8zCJcUAJE+d+D36i00EflKYos5eibzCbqUD7kkH/0zeLkzlDc1fOUkBHxtlAdCbLZv12cT2l6grtMkXZj0CIzOjo84m+UThnNG1UNER5c0NVqcpq1A4Nk0M3s0AVtD+BdDhBszl/EkKXlEmFCOh0TDwmdPqw0Dinjypv1EajkkiNUivd8H2GlDSmjKuqr/9Pwi4htJM9r88237PsrA82T8weExJGtRQ/59To0JS2qC4705QZA9RAgxQ8yXMmD3Q9r3RLk/TlErNJF5VRhUdCoQ8q7fQwMbT4xs6lCBXGEkQ0DzU0zO9M+3Q/pi05A6WNLJOobrOJnMYHXelFQTU38ZNUkzO4TAyl1tBH+dQ4MfVPfzRXizRRBTVTDVUeG5VYizWnfk4KrTM/71QZ5dNQvXMum3VBYeOLgHU0qip9jjNWsAxPv1NDrTRL67NVt2nU4NM+6fQ+31T30HSdaChEh9BPuzUxkVNXuXNU5RVRd9X3HHNe98FY/xVgm4+YBhYbIbVOv49XXZNf9RNGe5D/J2NmUJZNWlWDukyzXN8EWNLwXpurVO3xVNWnVX8NLSkVR1/1Dh22Vi9VZX+UuG4VRXsVTHP0YSdWT40UV8ExQWVWIAKWZ3vWO7YDSpFJSlc0XBHUWRcTWt2GZvOVVtxQDGc2TNvwPBmWZLYKqnYz2rLwKUm2RU8VN/1zY+VzSonOUttVaRVzM+N1UAFVSNnWaGPW1WrWXnMWZm/WZ+8Wb5vjUYcogFi0YXGVawXTUl3mSCH2a4LlKnNnRK1MZTb1ZXW0WBwWXHUSVVP1b6kUZdn0by+3UC00VhPW11zWV5e2cEl3YUsXK631V+kWX3c2b18Xdodjx6hzCiGVaLXW/zu59FxHN0ufMWGpdVeE5V5pw2wQJHxYiB3XtmjVNUYrt2svs0Kb92VZ9DWNC2R5t0ivdzgtUy6FtW5/t3WhNm4zVHdTN2ZjF33Tdzf2Voj6dip5MnCRc3DJZngNd2okNnxJU1cCRGRPJWPF5mY312+3cWTbFFY7g3PVaeVq9GOfl3B3NIC1tYCnt237tYLrd2mTbTFPl35t1nXVF4TzFmiDVlnJFXedSoCXMWnd9W33FU62EoOljOs0dlx3x0xbOHv7k1wNGIV311yxNFpR9YB52LrONnxddXnLl15Vl2lbmHX19YlNt2ZDmIrvln2DyH31tVQ0Ux7nt6goOFgP9/8g6hGKKXacPpWLxZOGbRaHqZcIA5chCdiJ33SHJfWrHniBb/a6RFdu81d8/biPOxeMV9dtzbeQ5/iDq1iRjXV2kbWEfRhfJ7eDGXd5o9V39ViN+Rd1o3aGrQpyWQbLfDJViS5+czeGodds/RRWtZdpgriNNXSIBZmJARmTZXmTL5l8XdiDaxkiFtmXi/WKgSiL1xac4re2vHiKAnmX+wN/iRk+KvZTlflaRXWJ5XRDJZkOY1ltFHhlNZeO75hWP1ePOxYdsZeWwdd0c3mQl5mXDRluEVkhflmeF/VJm3JopYgxsTkZwRmHxnedgfdqT7k8Z/j84vaG91lL57KU3fj/nQW6ehl6T/+52nRWh92Youu1jNEZngcZl5VTl7/XnB9inkcaQoP5h4bZXmEZZ1VaiZNwpDbVmcUJnUK6S32AjAMVnmDmfWu4DFvriyMVqHF0bmVZqCcWtRr6nNsZntWZpi8YqQkZo2WHpKcaOo0IWaPUdp13Pyd4n1eYqae1cYPXoa+1DY13qP1jK6OahRdanyWapu9yMFm5iF2ZqIWKQGc5ph3aezf6kPN6rzl1VqhasCFTEpTIsAsbsSuTLWfJmPP518Lzuc5aNppZsjv1jKW5PGEasB9YnxXWqV2Ufk32NYFTpyGYgm/Igj/7qYf6q7vpr8NYlP26Mgabtqtx/8eg9JF7p62L06tbu6VPBeuUOkw7+aoMetlWu10tUiBCqSSCjKt51SL9Lo3XVYiZ9zPuYjIMSgM7UiP5E9JiT78KmaM3uEobZ5p497Wj6IDeUq1bKEXoANMEgkPeEnMwR0NGw6A2K0Uuzrr5pLb/+wkR+7CrUIkUW7K/FrZZ+qPDz3cRV7Zn4x3VU4dg+KJvqY4ebCPjWJu7NfYsxpbFeUWxljNgQh+RBCyUOyIKsRFuoMRcobLehS46Yr+jO9PKeI49+kLbQr8x7cZxHIpe4bAM6i1BGrMdYkIyhtE2wwZAAAQIICMbwrQG4sK2iIcA3MqZb4RHGDtyu9V2W4V7uP9Dxzemnuyf/0xq1dCfHXesWVgnMOgBpFwuWZsydkJ/orxQxpZoRWVCZIIDA+ETSIDb+M2NuKxF/qkugyQPBI0CecKd3nm8Y/uC8fAJDKAOQGAJanyzR7cHV8AA8OAKBIDE6rqaZaVhfKAHDGATNiEeNqEEAIAA0AvOOV0K6gAAPoAMv2IDBkAUpIDXReEeSsAElgWzGeLKi73nBBzZq9DAJ7mxWROZfzvMmyx5+VqVtKlaYypj+bfCf9PeFO3NM2Y2+ngz0oovbiJczvGnGXi0iYUo6M//9k/h9IMuFIdzHgD19EPQ9m+hECbcaLnHR/1C0cMDdL0PIiG8UjuDqaf/Hzi9Dj4d1kFaxQZiBYQAFVR9E3w9HgAgEhC9AIKgDmRBCkrA4C0jBQbg4uPhHuIh5E2gsyqbIowd5mvttuuZy9HPy4Gyt/VrMhQ</text:p>
      <text:p text:style-name="Standard">hBX4ADMHwDp7AAzrrksvcPObQ6L/uMA5kFYpeq0Rzk1t5IogiBhQgL3JY+Fjkn259rlUZn/FwIPKg3R1r7egODixgESfkIj6BriygxDlDAwAhgh4AAVSi0ccajKMYXz9KEeqB4a/AyQWiAGSgDlCe16XgHupACIiAAEwCvt8F3aGW2jgdDwAA1CM/6lsoY2xgAGRBFESh1ZlACAxA4/WrHiZdCkSh1kfDHhChB15fAoQg5Nfg/9BxKeZvH8eQ/bALXEpTeICnG20fOz764Qba4OdX5edH4Amewc6jfbY0e0Gt3Q3ReJWeLKPDmSEc6ETyojb/eD295CZOKIdE227Yo7BmwkQegB9eAiTIpCEGQyYwohHCjT3AvR/WK46+5fpFfM2bWBABYl+BBLJKhNmHUGCCePHuxZNyT1REKWlAEACFUFHCjRwT9tv3MSTIkR0RiuzXb4WBOlcEkHJVsuPJkTM/xrzZcRHCgaKkADioKI+ifHk8IlzkCkmCOiXWLDFJE2E+UPPyzEsxgKIJqDWjzuz4L6zYsWTLmj2LNq3atWzbun0LN67cuXTr2r2LN6/evXbXyf/76xfwX76E1UoyitOoTcReG3ddLDPqRsiJ94G6EWSE5gQJgvzQPMJQnKePHZsWWTl14kcpfMgjqfrmTJ0+Unh4XTr3aZCskWQxHVs15Y0ZGJCwYyHf1OEldX/tOAoMg0BWbuQLHpkx5eeoT45K0oIEiRqUXtE5inHjIoyj+hVdlAcy5FEJwZNoR74xdtSJnevHvlt3NmQFwAc6uWfLQnUIAYAaTAhRhhSiiFIHAARctw9MAVbWlUwqVSjAK/nAVFpw/pX4EVZllGACHXSAYlN3++gESj4fFRUTZVgV1CKAXNFUWJBCDklkkUYeiWSSSgopiTxNPumkk0vudRhJuk3/BhtzJv6H5WIn5qPBAzKMwAUB9OXzSpiaSeABhj7muOGJjrHmQxYxxgkcRzDSucqbqS3C2m2y4XklcBnMQUIMyZ0HVZ77SbZPBhBQl0IeBxKapXawcaTlPnkUlQEhiVowzz6T0HEdfTTBd9Q+5+kkWT+K9KPTdRogip8lzeHZpaMAytkpR7Puo8ETqDRFCkaT5DPQsSZM8op5rqiIBx4tLXtdsD8+F9lJKa3U0ktu7uqfn4wN6FMkr4BEx7AwJgSKiCjlU+q2UpECUj907NhLj8DeNGXAAg9McMEGH4xwWYItLM86CcdVpXCbZvpvp9xOnFoBbYxwxwwaLbLIsgXU/8DxDPZWjLG5OPVmibaxnQQrnetgKicodNrJpcr5IkQHrfD2A0pxiT6wrivXgaLIJBPHh2pIw7an0T6jFAUKRvBlC5J01G1wFKwJeU0T0O7BWitI+TA6oyKL6Cv116iSpKpNkgYSww2z2uiqSRja6OKnIL2LpWL24UeJfouoCvKmRfEH74w6FaURyo9eCUoeWMVToJv9FCCDFE3hiBAopTxRhihNvQIyrFVb2fM+EYeOkb4fjbgz2CaptAkALr0b+6WLgd7quiDl0fNJs5Kdh9IgSaJv1Bu5opJPH3j6aR6jRH7erOflAx+rgybkwQA8os0R9+kVRdR554Gy9kgPv/8Pf/zyz0+/kVDeL2X9aB1WrmKMvdkhTlEsTou4wWfuYIPEHWVkHLOBzrpFM0IFCjcRvFjo+kGn1zwwMiwbDsoCSBINIOAFcAgEO97wAhK8QVHKSYgkwIQA45QQDi94ACUUKBWECCUDLUghOwJBwwcUgCPF2VrUUCK0QLDgBqVIiEYkAQhRsaMdNNxCKehAtZEIzQobUAQPHRAIINYACaNwE6zyAIjphOAGfeIPyPoBhheEkR3s+AQ71thExplEIxoQlR1qoKucsEoDQpuhFRSgPEadJA9hokAEOBAHfPnoXxIbBRfAJYBLjWIg90iDCfqxrhhhZRN40F1CbJQHH/T/wABl2ASFAGCCJSwOYz6QgBA2EZEFEYEA7UPJh8L1okn0A12iKFCjXDegCL0yDEsQJtgGZC0BSCKZ8dhEUwiwj1fQCnTQM0DuPvCu9hAlIfWInigaEo9SghOENtpRU3w3kk9dRxKIGIAyK8RMkHhNf/zspz//CdCC/aVhAyWoPAIqltfhRI9equCgGPomBt5hBU/BkCRusDEJ2CA9H4TUBlfWmpltcDb7CNQqOlqiktpGpHrUGWQ0oAAIlNCEP3zDD1kotlmlkQSBeEMY22GHT7zgBkqzCX1AoYHw8HSOb1jhA7AWnelYIQVeE5pQt1BUhLyChzz9RDsC0Y46GmED/z5LyKFIcMjw2PGrJXwBVSOHEJgUMQZbAB6sbAIGCKz1Ez2lKwRNsgj7sCM/X4ERV00YCL4Gwg5jxYkCsBCByP5hBrOU0682BDIk3MF0YUiPDhPkuR5h6CMaiB4AIoGSflxPJa2cEEReaaCSjG4lsojIOUVRkUzebiW6q8V5UpIVdToCR7TyQALuIYU6SCgeryQAKe4ETQCcQQLKlYKERKFOsL0CRipRp2dnZJOzcaEMDZEQRAr03S5NJXyh9eBRjLsJ60oBD9atEAFCCRKE6ne//O2vf8siiXXg70n75d9uenVMAObsRycL0CLCNCYEkgJDGtPMEwgwD5dJDKVxuv8Zh7W0p5B+lFOAEnGvOGwUVyAAAmx9AQMYQEKwxuABNdqHjWJKAlgI1cUkgENT/YoQVdmnhOx4gRFg3GMLKA8hkoJDdXAkNHbIgajAO+wnrNCCFhiHHXaIAhJmpEXjvMCHNETyG7pciAcr4MVHTiEQjczmFwvRJDx8MZKr+L+RaAQUg8uPACPVgjAy9gFa5ukbxgrPkNRACZF95Bg0DMH+cYgOK8ABS8BJogw1qw4mQBNk8rGCrLAoPYpQCXOZogYI3YOU6M3XugZShjrIwnMMumVu1+NLTJLCReiS3nA9Ej5ZVwgEILhlcq9wX49AUwicELYQmB3fpgjAEQVYAQD/mHCFAUCIKUwAwAAAIIRum2DaiqiHDYrNhAfFt0C1oA+32im+d3InfD0ZdrFLByI3/Xff/O63vw1WUIMStMAcmlhDJUcug/vJPRUOzRNE4AiMrgni/kP4iEHqG9tN0isxS4FvHJpSm9mGgpDe8HXoIJ12vMHLphKm0OgqzHUVp60pkISINAAImbIjChtYhIjA1AIwfmKs7plRPdxQgDZmTapcixSiiszEsImQpy/YQgsVAQg5/lGSTBZVU+FAdBg64A3VmcTUwxiIHJ9Q5U3tKSx4DqugJC8PeZXyFhBsEtJKEZDxgY0iROgAWFSdDo4YRXQOsdgHLHkj+XgABfgQ/wE+cGAM7sbUZa80EB7Vol4m2cBCmtJQy2DFdGvAVzkNcGwC0EGb9pDASlgigFEor5xlkEWFwHk4oXjgA0vgKO50p81eW+gV/AjJ5oKAy5+AwhWGr7Tn1vCbhNiAB8n1HLLbPRBWG4hz8ZWvKGRxzodM6B51AEEmi0IHpYGCDkEoQ3bhZGNXhG98kYF1MQ+ClG8xBfom+bf//w+AAXgXAyZg+YNQBgZCkFJycGJBClhBi6A2BfADYzICMkCBIyABIlB5LgVyNDNBKBYTISYoFycSvRF9FedQnJJUxwFIi7EIZwUHi0IsCABGXPQxVUMHMQVEyaFPWvNHLcMVrkAZRf9UHasQZWu0LO6BV8ahKMtSFGang2MVO0EzB5+wQjWQVZEyHSwEeCbUVGHVDmAYhlMUBc+gcfsQU3i2KaihNn1WOP4jHbDQhKeSKiN0ZRvwLidRAEbAaBxgEWdYcJaVGqCAFdLDPqjBObi1FcvxNTcwAJtQfpmUeaXkXAnhCsVSOj+hE4cxSizhXJ6lHMLzEacHInRgA0KACt7FM0eBCLfEIvjSPqVmAOpUCyPRawaxBNehTSuAigUyCTzBEMwlfhJhXT2RBkQgAKFHaajHbv8xO/tQiCyiSFYyIEwRSz6HEooQBMwITgghgN8IjuEYjgwTcAT3UH/WgQyocDrDRy7/cIEcswJZgBQoSEkXtxqtoUELZxo6kUEf5lEqdRstpY8hoRMvtwV3ooWjcjShchxP9V2B5UfkATKABwtcBDwCpFpaw0VnZQdldxifQlo0GAiq0HRj84JbaAH8YFaIAgeKZxkZwZAzZnRVsghaEwJboBEvghC/VhN5BQd0xXnuxWfhMViFQxn1QINvxzUKdJJ0Y3U5ZBKuQAdIsAUesAiOYHEbFiDaWAd1QARLwHlBxknSqDmWwRO3hi4loC6NsgiF6ElPkSEqYTof8FxRcSm7BXv1lIq64w06cSkaMF7CVSuygi598AHKM0xCEA9quQTD5ZcDIgtC8AGfogjnQTy//2cgHOUplrEYL6IBccCNGvdp8ic+/UI+CYGJ96A77NM1hRkGByKOsSmbs8lf91OABKZfCPiP/LGACSeQvNmB2jQKBvSOFkYAftObvtmBzuFhKYgTIfZxJKhPMkOPERQTOshFXvMRoUI3T5UhczNlalMvIDMKK7ZzPccPXPVHWYA1/XA2w9Fkh7Rl1fFCPjMKOrGCn1AD/NA97pYEfvQA+LKdiDJj64I1iiAJezYV0RI6c7UFdzU8N5FzgXCTjTITw9JHLGgJlYUQ9vFHSpMPzNOhAKpNGQIbWaR+GydpHBJsJXCY+3BECJEg8eBJq+clecA5XWl+jqASqglO27UeO/+RABTSEsOVebDXQjb2W3fyLbnTA8GFbDjoKpKgE9yXBk4BCsJENZoVWlgzffjkKSFBB1KZD/wwCbOULx/SjNuDEmjzjPVwSdLTbg5oY/3gTv4SFbDmlbrFmYugFKElPLQpqINKqPATGAEXGOb4V5qSlSeGjuzojqHBJgYEGhkIOr1knfaIcUCooo7RcYLij5QhckjAqQ/UFSoGRlFQCC8ZZC+XHDCCY2VHPBe0CDHVDlxkGXNlAWEKf3A0HTQEC+xQdjHBkIzVAgrQAoyAAMmqZYknSUHDhMnRPgvFmdLxBmukUKfhkzGQAs6TI4EVHoQjH053HEZAaMiqrA8wQg3/OS4MVp2Fkhr9I4tl0BLNMRDPF3qkuQnHuASAOYu9VZ8gcYmBWa+KcAMJ8HykgF8JlqYrwWyyUEouMVpBlgeO2JVX0AMZq7E9YEuk5zXoclruhZDr102351njyjOgQHs+KppQsV7xtgZn6IiQCAAbq7G2pBW/Vag7y7M9iyRPcptRIgkEdzHAaS4J6K4ftgj1sAVjYggz0HuvMAoKQIESgE0fcZqTs5wdtlINllKJASOFgI/JeY4fMUFbGyxJ5QD6SQnzIEwrOTQ1FlNk13SXwj55tTUFyQBO1TaxYhRFxAJG4ADsoChVIhKWEiqwEEZWaFNvMENgZQcBSmdz0J1l/xlA5zE3QCaQHpGGSwRXXaEIQ0kCRZlgDKm4P9V2aJd4FoqRCraisvERsKaWwuMViehJ2bQpWGGNr6AICeB+4ZJeinBJEUsKi8BeLJKk42pUuOMgrnRatTgZLxJs8YUK8lW9EjJrt2sSA6INLuquxzQ7o8Ba6IWyx8R+7teM/1ind/pbURE+8bUJqShf3reYLYIRPou/+au/dhFwAndQubmo4OuckfaoKpMPEjdRpKAIs6KwlGoIFGUlmaqpN5FBKUOturE2Jui1lscRJki2BCwSatsOZRijJ6mQKIG3uEpiaVgd2hSHMahDfxYjGqkAiPIJdZOPYBY0oqJjYDhFaP8XhjFQA7R7VopCB9M6KIalRlH3rgiBt1W3eNmRoblCXGGmQok1RXZUR3REuA+QB7HjP44Kr1oZQIczfbRocGPZIpbLi56DWrQXsb5lJZgYTbVQQANgOp3WdwwLEuL7r2eAx9IDZjaBESoya6iQiqhwD4tsXXjAIlDxpb6Id1byCiXbasA5O1NBaZmYmcorFaQZWlnbDxa7CQ2ByImMCj3xfOmxv63syq9sFkBrm0MLwBAVegOpvg74YVM7JhnoCIjZD2oyAhf2Rq6LtlxbJ0y6IaqBEWf7UTDjzCBYEqAwtam6AY7wt5Q7YzVmkwc5jyPRhWX4xYfirKxbEkS4AWf/tUJ3NxLp8Z8NyQ/KMRX7UCqycpEv91SDmSfnoTWayyE595NbUM/6MSvfQZSExREe+gD8gD7yHDvuqREttB0WfMG8UtHFYk2lh2CgxWk2Ci+YiDkf8AqnV0zdaBSc00nIiBGcFE0aosw2Ma8tgS6q+DcrTRAsojTLMgmTwJrtmpiy0AevyThDnQ9+XAatFjiIUVrcaMcM+4z80mkIqRDOgirKkQct5Ao1AsawzNVdnb/+W44AHMaMKsGtO9EjpgFNO8wioAj36SlLG6nE3MRIO8El0UGXtxtr4wMe4AMz448dIXJ9PVKngZ09hx5dqCh0Nh0ksNAz8i75oJ5YWBQZ//oJcHc2b5MteJORTJeQHUlUOpHVwYwALEgJQCNPI2GgUMGdRhyvdCZT2DrWqzOm+aCDN+me/aAhEHggGJKhP5gQrXOJSZkflZMRa4M1meIiSJACx4kSFk2tJuEBIHAFkSAAavO9hEggk+nUzdIUZXQUHzEgNIqMayOXLjrPf9OWohYG2VIA48WyXfPNHqF/urMEp0izF6JNi5BhZ2l+oN0+rSOKCAGy2p1nJEGy47tOyM0zIFMPT8CNw2V4xONzbrJ+uiuN12O4CgGJ5gcj86gv8rwRXi3iIy6oBIibB6hwt2zMvzlAKMa0vXwK6ZHVAkEyovEM6fUyxwwsgcJSzv9dGc08coM9Ex+4tbCLz8pRI2obRiyEuUFXkYZtY3mAlCy2RpaiWjpIAkqGqRNrVpydkBVJVC+JEQogR1BsFOt3I4tRxPl8YBliI8Uhh3U10dOYNTJFVzieIQcCH+AReHzHlv0QU3GukmBcojbGGA8WAn0IAicYiMDR3ClBfaT3FKcZEqSIbEG6LZwTyi6ymTtS0p9yx3VgLVebEAVAOiWNEXnAowaAW8g4TgkxCpkGEr+EDkLxIZ7IPZu56umSOhhyRpMxfZ7zAZptL16hpiaNMW5SWmXgozhuKRAabJxWdI3ix1JgmOMCK1ldeSTO7d0ugAV1qAOlX6UQMUM9123/TsBJPdiXEQITN60FICYl0771WNcg5RpamxsHQp3S3BEabKrOaB9XZh3EEh5p153pAQpxZAe3egOoSeajSx5Lps520AgFwHn1kAFIcBIaSVYwqoMMX5dAU6x0VQpWMyM4h0iX4qrcYzGTYa2wrYB7jBBpWOUXCZUz4qFRQAk2UpYMSbg4WXT4CQhRp8wPAFmRxQEmEKNfC382XQfnhAoFEhSQkg+e5zlh4AgDzSmc5EncgxRZIJehXOm4Y1+oeepNAZeuULEJUMppEKUisXu52LCbUK+O4K/JpTvmg9vv68jMhCGf8ggzEAmkIeBCUEyREBsjAj08YLIHRxMYAqeh/ykZaLM489cUhg4ZoIAEA1AH94CLm1kUljADH8BL3ujtp4/6/zVgTrIOq6Bfq2BgSf3B1bmoocoRwlyBd/ADQWCBoPEEPgC9eN4fOi5BrYEzr/vjKnXvKvMYJRaQRR4Z7JPwesVlY9ZVDGAEo6KkMzh2dEQCRjBmYbRy13xErhBTVmgHduBiMPYJkTsuHM8uIiRHK1cIUQMKtaA1X+di4C8epGtWAEEoUIwHr/Yd7Lcv4cKDCvMlzABh4BaFDRHm26cBgREGHV+QgPPpBQOORm4s6udqX4aSHR3AgvXiRUkFlhTSeQWIQaBPn+zMZPDCAc8aNi0irNElwlIOTyYdhf/akOFUqIsKJCgTL54UADNAgTqa0NUKA3iuEACFEWHFfXkKyKhTpwQTJkI4bRJVR1SJNUvUKkRyR4qUvHOFlJGyqc4VAQdRLqplY4CUe3U2lbgyQMimNCAELEJItg4AAaDy7LtaJq5nUIr2LRolmbCUEkIADCihuo7nhAplA4hUkerwfKNWCLkH4ANYtgfp0PEhAQCT6UJk0Z4O4AoIAgYXKUJ0RQ1dIUKkyJ1O/YPrfg9t8KgzWC553Z4XqfyXX/9+/v39/wcwQAEHJLBAAw9EMEEFF2SwQQcfhDBCCSd0UB551rHwQgtLkYdCDwHkUBKp2OpNOBOHOzGqtRiyqET/FV98kSFFFtHgARlGwHEEHnK8I44sDCIxRRRhJLJIIx9JAYksRjFSSCcTQglJD1ZBscoUXwQFSR/WaZLIIYVzBYGPAoGDTDhq8GQOkCxwbZKHNHLgE3beCKROnqIoQJHTLBolAwZICOSNHN4gtB07HniqIj/fsCKFffL5SqMX7kTCsX1GAeNPWAh9AxYS5LSjBkoaAiUDNWOwADQXw2rRz0Cs2GJPFhVKogVACS0zUE4DCeGGp/rJAwwIymyn0F3fCNWmfvr5Tqc632jHTnYCCXXU4RTAYik+/pjh1ye9rMgVsDRYIStRzBKAHxkx6ie1EkyoJR9VW7z0Lbw2wUsU/3wVU46UEQGTQBTC8Lrnnnh2K63FZSW7dxNUKBOls89Uqkc0xl45DRQNEsCrBPvA6kcR2QaTLz5Z6iBCACZ9m6yED7pUqGIDkvugFpTWaiiFAbLaZCvKtLpnE65ePqgeLgwYTBSBpYgHX1nieZeOgzCiA5HJCNNXlK0US9mR0z4EO2yxxya7bLPPRjvtsCWRh2235VmlbbUf7BBuEVfFGWZWqYJqViv/vvKofE5DwkYeZViBgEUG/7dJwB//9m8p5VnRSb0PAgtJJCi/fO8UNbekN8i/7PuoPhko86cbSqmVBIKcu6meDFoYkx04TLoZ54QU0UCBP8t8A44XFChgHv+2MmV0g4SkphGBoc60Z9mv+un9TxKmFd4IJPZU9PdURQ+8H7Aw3SmGLUCj96DWA2EnWjLZhz8GX9FXYNg622mnfXb2D6QdUfNgjkI0kCmQ9E94jbgB96AiiRpQgA9skECiwEW6fxXgCWUQhXIC2JBF5KEfOhta6SxyFaGRLC9MIMIHDJKH3E0tH3TwAAgMgBc8eKxmQFrVIuhgAxBkxWB1EELKFsGcscDnYq/JxyQCcw/a9GVZCplEFlYwgDoYrDJCAMEHluAI9O3jPVwJTuQqkgdFkGUTyhli+hxxAyr6jGkkI5kGY1YuOLoxHkFLgwlMtIhXZAERaqjDdeIihCv/vExWc0NkIhW5SEY20pGP7A+GLCTJUkgSkgUqxT9CNCK/iZGCnGxO3joXleGgpDegWMR99oHKLroIcqOEZVS0xKUijU44qpqcJy0Ho1ziTW9fEl0/6NAPJqlEaq6ADQdXeZB5dNA1XUwlKBWSh1FU0xVS680k+BFAOuTDNVKz1KVG4cFqQimaN0kIKIT5inl1cRSukFcXY6TMDspzVt1UZ0PoAIrn5MMgkMrDaZ7DLCa1h5/7kNo/D+LB14AmlaOAjTARqqdUgsxEoxCmJCbRTOZYCUZ8awgZzVk5hyjiCQbozBIsCr6EjFMRw1RIPv0FURaibyovFB84/QkKg3R0/y2vAIskXNOWIX7Fpjx9BaT40ZCHDJM5ME1LRV4BJEgV9RV6WgtOSKEWX5auml8Bhc1MNM1JsHNWy2zIVPfxFIayii35tEgqO5jU8UE0jbm7ZF71ule+9tWvZXsb2+Im2L/2p26luBspYxk4epXIloBTET8h9aivvMaF5+yqYh+ry9FpKQuQHWXmUuADeWS2lk9ahOayAMrNqmghvVGViEhl2Yw5FKHMe801p0YHe/YmH3+J60oPsrIgWSQP4EQIDtPHFnaJ0qMVGWI9mSTBESnitwqUpmUf8lEVYXUeAbUsq+QZV8zt47sTZGz6xNUWsGCTvPtg4yb68AG1AMm1af+J6qX2MdQWjhWcM7JINx37r2imc7J522AoH4VbYrLIg8BCH5OSKTjkgna2L7Jre/ZhkH1ul6oIATB7EPootth2eTchhSTyIQkNA1UlcO1HYWU8YxrX2MaM1NCGKNkhGq8iP+tYhWzDx9mxNlbBpu3cc6U54MopebFPBp1pN8uQKCVptUQ+a2Qnl+VfprdxX0ayc0vHZM</text:p>
      <text:p text:style-name="Standard">eJMJRkDjOSXXlmLxd5uSQ9K4vW/GbWFpmlbTaynN1KUpSQBV1c3SVI84a3VcV5uXr+Mp2b01Uye67RrnWzlztZXO5mV9FvvnGmNb1pTnd6QG8bLNyAnGl5IFbBokzyqe2M5V3Os9CNC3P/k1k9ZSHlstWh3YetRwm4WeZZl/N0s54H/NxhHxnOYzU0rBetbGAGms2ZFXS0jU3SfxVb1uBCta+5DGZLv8YtHCtBGOwLbBGCb8ivprYvJ23uZAcJzZFmdpu3LehpC5vNjq72qmPsaX7329//vmSGKrmhUvN4xnH7h4WEDFJarznLsYaZhdtd7E8+ebG9hnTDX9MPH4y2tLM+Ugo8QDmIa/ZK6Ia0kR5NbUWjfNLKzval6fxweZvcyKim+aVBS3FV13nOp55KyIQ8r2Yz/LQ3J3SdD+3qfC8d3yv3ddTH3O1Ed5LRiQ4lwLW+da53nUKCXQfY4+ZjGnPoH0BOrJlT/510nmtc5Z4b9Gk1PvcTebbinRPtlmL5t9RaWdavfHvbfT7kays92JSOd9z/Pnhr39zkd3510lmO7GVvW7ExX3zG881l0Hjzt9hO+beoTni4Vz7SbE986Cs+7/RG/tl7djbLF+J12tfe9rffzzo4RHAOmb3HHdpk4WldeszDEvA5Nz29LW7xKE+94bj0OMiLlCWRf3ztopd5yZc9dbWz/uWK77ma8a3twI/f2NB+fOxvPXjYOx/o5ya9zQ2/dORf3eFmvr/R0y91+XOZ5lCHOZbDvQEkwALktFAbO1EjOxuzG1XTPv6zOpCzvNBLN6wjP7qbu16CN1gSLSXZNTHCuP/WKj+eW7xmKzzhcz/8277kY7zR28ASfL3LO72Te0HVYzr0i8AJrME0Yz8X1L/SI0FL+0EePMHRczLXIz53Iz22M8AmdMIn1CsNqaTe0z2Dq7FKWjh9+zW16znj28L668HlE8NcGy1aejpWq7KRG76QQ4LQuRzAa78uJDd1c8AiREGne79KC8P1k8HMO78usaW4U767sz/GKjr1S8LVm78VpLqrE8T4W0Tl477D+78ye0SLgMJM1MRNPBvBghsFhJsaK7WEa5tse0DLyUEJfEMgtEBVxMAnsbvJi6W845xV5DspoaVAHEHTg0ETbL0dfMHGezfBazz5cz++0cFi3EL/S+zCCTxEIuxDPaQ3Z1y1/us2ZFxCadxA77s1lEtE7Pu5E+HEcSTHcqyQ3is4dNS0IHM8EdTD5RNBMLTDMWQ+K+svV1QI6FOSNSQS6vOBz4o4MSI3OZxDzTvGg8S5ACRI15tGPLvBanTB9CO2MLw7UwRHGty5SfRD+ptBMXvAYYRI/nNIVoS8PwS972sIc1TJlWRJ/xg7IPvEsdM0U/PGgJzIV1zFdsS6V+TJuqu+iLwc0Rq565MckSuFXiTIC4y349tDSZRFjgQ/YgTKpySyk/xDJzu6ZnzICHy7xVJGakRJVkxIpmzFIHQ8pUQ+9FJKixSSlnTLtyTHdCy1Kqyk/03LQqmsyDj0yqrsSF6kx7/sNYYEuSojLVZzHCTZAIDcxbxkREBsxacknYnEQ3MbSIFcRLlDxBo8SF8cEsZ8vZs0TJPcw0dsyEtkxlSMuYbUwUm0MKokTSKBy9iUzSZ8yQRchVHLNHasycWEP7rLyexqtJ4UTuHwrKmEmQ68si4DLVBQCaQsM87kS6kUSZmDysYETczczJGsTqT8yMfUPF/syg+cPLBsTGscy4uMQ7M0wmVMStUMSaWczfiUT9qTS3T0vRsrxQqEw6yEx+ictvL8SzFsvvybNehTQ74Mz/a0TBv8TR6kQ2yUzABMxjOsxO7MyLPkLrJE0ErTxTVEwv/RZMHS9Eur5Mo6rFBbbEFj5MjVnM8WddF+u83ahMkFvLG0887sNDqc7DKd1B18HM7hwEXqxLt9KITos0mBTMXVXMsQRc8F1U4SVUhnizVubE0oRcsdTUoK1cx3DMjx1MqwNEjrbFLYU0/I3FAp+0UwbcEXZdM2tTG6rM91mMm7bEEl5cK97NA8zNIAvbjow0siq7J9ZE/+lMP9VMEGfU6JtEzJG9GZw755zNBFTUJFhU5DjVSmbK0P3cil7MbUK8gh3L/LTNRNxdDXZFE3RdVU3SvbjMlQJDUbLT4tfUbpw9I79NFbhZxY3NMuUSddw0yJY9JEBdU85U7zw1JQlTr/O6XSRz3Nq9zSQ3VMSwU9L9RU89O+lxNMNe3ReVzW/SzEE43VyFHVcSVXHKPCc7VCG6NT5/xNPP3C8LtRPvXK5ivWVwINH/AAvXNS7CzLfd2zUwRQpsNRSJRQPWVXSN3KMdVMYt3QX0VSVbzGmqvXfwVK6bRA9wRY4ARGOoTBIinXjwXZs4nRmJxRu/zPhM1It6tV9ftRXC2yIN3Vt+vVnxQ/Q0VN3gRJDdVFhP1UiPxQZTVRfw3PE+3OcB1YO+XTak1WFAU/P3RQbg1ad3w/jL3RxwnZq8VaD0lHOL3PGtVYz+RSopRU9DNaef3AftASkpvY50IfjGNW9NpNaY3S/2ZVTkol2Mm8tzo1VpxVWMtj2J3l25a1NxD9UxFVRk6Vtr11yiN1TdbrWCPJ2siVXAYZWValUXU92aOV0tDs0h4sXJdV2YPQ1f5MJ7T1U7jlQy0UVp/1z7XdWyhFVk8VWFl9Vm0UzM61UKE122m11rON0h+MVDN9UFr1yBnU1mLdh8lV3uUdkDilQpPVz9rl3brF1ILcXXqcCtUiOoglLymhksdFXW+U26Z1zLJVUeRV0EvMVuONWe5V2r8d1PAF3XeVxM813EbUWzJl34xlzdldUemtCOYV4AHWj9ps1cutMViFV5Xlx/L1XL0VXM5tiC0j3YqY2c0J3ODd1QiNR/8ITtM9/VPydc1SbVhEVVqrPNIqvd7pNTz+ZV0eRd3UjFriVUJwXcgFJeAcXt76nMuuxdzodWEhvdSxtd4VruCFCEHufS8NxMrsTJ/xDVgU9t2BNd+cvdLplF+Glb13ndgUnt88rV8PpiCQRNxgnL/FvT4N/l+kNREdduPIrdwZddVMU2DUY+ASJtRK/WKXVZHifDIUmdnCdNjVZOMUZVIOpmE0NtVsnFSNFOP+9FLcpd63NeLKXFp3JV8APEMZ1lxvbTXgtVsue+NRDlkefl5NW1cATtDVTVl6SSJJuIEguJERuIMnOAU3Aa5K9mIkTpLQ8c2oAA3VUuEldd0iluT/o9AIBoAVftVS843Kqf3g3L1jpONiPEbZPQZNx8VHvKXMYX7NJ2VaSz7kaA1gUjbncY1j2zRZ8b3VLl5ZFlGJAgiCHKHnEXgCxXHdCF5NmHVXhpjZoRxiQm7fBy5mFsyUQHiBLQCLm6FaNHXn4FzYGW5iLxxhKWbl1NVlvbTVvctbjs3ieJ3ftQRlzY2KczZpVDXlKoTe97S4a/VPvBmnG2gDHKnlFXCBH8iROCAA7MrogCbO0w3do7hXj5toQ85nBj3WqCgVBniDEKCINHLkTR7od1NULPZpD6XdznzkXcbmiwzjo67Eb/bmMi5kcrZkix3k5D3ptXZRA1ZnVK43/z6O3zw+kQJ4ABx5Ag+YBI2C5RCgZRvwF32W4D4eLcXkaKoIZDN0Yv9FUSu+UCGhA52ABfmZhDFOXftdwZIsxE7+y8Nd2bQGW13GwShmXDyM18e+6kQ2RNKe64Ng69eWT+edy5Uu68/+TiImJQW4EQmwgVSqhXGxgRu55/Hq6aOl16BWJjIszLw8QjJ6jRlhFus6iBlRseZ6ohEZBX56KkiBsFOyCJD5r9vCiHNahIhgh14BsG7iLVUZBfWeGov4rRcS4UfJZWh9SKu+Zqy+Uo8CXNDu6ln16F+2VUMD2xDu7AVe4w12Ethm8Nis3ANe56wOTSiORhTRgOAegRV4hv9aCK88uAG/lgARmISoEmwKF12aPeyxUgnVSlg1ZhKNAIkHWIICoB0DioIbYA6fygjfKSDheYACWCo98aDy/hMr2ADZsRUSaAcSqIFK2a8MIAQSoJP3CQRYiBb3YYcoKIS+gfKhqJNPIIEXuIECADQSeQAKiAAOkIAlcFqjXk8TT7WKHsP+Lm7qHOk0tu8JjdDUDupBrFrdTckGF3SW3Fp0pe2BZsYMLtGosOsRMIQVWAKM+otGf/TArvNQVgi3bWB6Cebqq8gjbA44iYFGqB9A4QkyoWyfIh8SgIX+wR87CPMtSKoSgXISsAIFaAEHmJb9eYNPaJQZqfVN6Z9hL5b//MGfKHiGPQmo2WH1N2AHOZmTUHkG4nIsQGiApUhzExgqGURTG77oX17f4STnEvfqbXxky45dEFXBom5paHZsEP6WQZd3c3zwt6ZjZwX31q5wJymAGnB0RCCF8RkiV6gRR4f0pLLu/8ZoqBjdxg6lQK5F8lNji4CTnyggEggKU7eCBLIpQIAAVmeHkZCJ/mlqBXiKm4HymPgIOBCeoJCTT9DyUkGAjuAIkPgJjqB5BmgESmCI1iEUmeCIlS8KxWsENI8APlDz09BjbuRsefXspAX04h5tTS5tbodU1M5vJTbjcB1rTJz3r99E2a5LuJbzdv121cWwfseROPCLmgIW/w1wARwxATa/R6n3JO3ddE5qWytbXFCfFQ3IdSufiK2ig/qBg1DZKhHxEyXfeDfZcQj4hHaIgg14FIj4E1wxgg2YhEmQFFjYeBWjg83vh4NG7zyYBDJioZDaB0BYeQvIgu0alyBrNGzBdjXXxlDlWUyf5nOn4awnd8Fbd9UGzxSEXXDG5DYH39tGEbBnfih065iM8P2mX3131M6Ee+EWAfSJKkVwAeHG54T//fb1Va4+in+O+IV/QYyA8Z7Y+GEiJhhPnnFBAEDZ+OOaGleon4EoCIYyFZ44E4CYlGfRvkUZCJGw4yLfvoYFMzAIFGOLIocW9/VrqADCmyg+QBHE2P8wo0iHJBXVoMAnghoR8zLCLCkzZsyLNW2KpJlT5sWePn/6JLkTKNGiP3XqNKp0qVKhPZPyZPo0alCTO51aRTqz6dWuWr8OtXpULFGwTP+hTat2Ldu2bt/CjSt3Lt26du/izat3L9++fv8CDiy4r7xShQ+XWmd4MOO4krJKNYp1KdiaN8cWvBFihKEVz0CVRBJExognBBzlyRN5ddHKVx+l8LHOK+3JkDMShO1D3mWcWi1CbagBgYNAL7Yw3KcINCAIJI7vA3Uw4YNJyUUmmZOwBqVFGTNoh2NhUnRQqSGSiDG+ZD8wEScCH+lw0cZALG5YB3p5VL8CKTwsAVpV8un/F1VwXLmWIG0E3labg6619qCECkK4IE7yUdhVfGZRhWGHU3n4G2uRWabhVhxWpWBjK7LYoosvwhijjDPSyOIq66wiz4058lijYI9hlSGHQjLlFIoZafCAISOMcAcXNtjwA2lMdvZMiBNiWaFUumWxmogXgdIPbEh02aBtkIEoXAsO2FGDJfn00w8dDzHAjnqk5NNcIFZsQVY9xLETRSEOoRfDA68otwgo5i2Sh0BCfRdRCDcAeaEr6AXS5g3e7TOnK3QE6ZOiV55oYlgbSjgiiWiqWqSDrcKa5lQ3nblqrReaamZYt+pKpJYFMliWhUv5WKyxxyKbrLLLMssWYs8m/9YsXo95GOuHEWrJa4kFPMCkt0xOydkKAfZznbVS+TqmJXFiORZNIcHmgTzXDmtiRnAO5wAsbgLXD3gSPZAPfRDAYQV+Ti0y8J4b5PFdeFvMKStJo7gHy0SqVTuSK2AQHIjHLxhxgyLlJkdrsMJGiCqvs2bZMqS+udyuZDH7+mq9DNbcm4In54pZqufObNbLKLorobRHI5200kszDeOOOuKoo45Nw1WpyjFf+auwJBGdEx2S3DCat3ckYMMDMhgyQ5ec5kyzqvHO5uqBYPZTSGzz2gyzrGqy6aZq/SxqkHbqKZJPfVZsQBYoHH+CeEWXzgHwdUZG5d4bk1otVpijZP/QAglwBPKG6HA80F2oJw9pYW9Z3wz0gKe6fvWXsa9a9Muxro4y7KybHLTbGVKGYOtEUV288ccjn3yy0BammDzKp0Xt7l6ytnPwl72SjysY9bP9KKBwy8MdNjQ0Csa0b+2ybvNaz7JOuaVAprawQxUTQ/nu+4xTlzKQngUYcWxhIZHJ4TbAKfCkZyFbgVkGICARirCqH6oBzSiG0z/QsSNQhRjFrljls9eRSm6/k1mo2ta19JnQbaxLUwplp7qrzYx39EIfCfNWIBVBL4c63CEPe7gWHkWNR1PLYeZkWCEiXe9n8RGQUAZ4gzaMQAKn+dsIkfi22GRhZcOzSJjihbf/ruXuTBpYU5soQZJRQeQNMbhBKRbhnkCEQAFwuki+AvWMiuwDPeKZXAgByAA43Ic8p2MIB/OgCA5a0GOkI098UPfC+nUIeDT0We6AJslJxjBFC4RVJYG1uyMKL4XtSxm2tvgTH6IylapcpbKg5bxoEdGD1KOe1kppJEUQBGN/04AL0DaDJYREi5b8nbq4tkXXEMQHHiATp24Is6EBB3/8ekU/KtKP+hjhFIqCSKaqsw+MIRIhbZrEAQd3KHqdsYFwuFhDsocT0AiEi50jQUd8ECyS+McDiNIdrvoYyir+rIQA7aTtBtqy1kGzZi4U0WQISpZaYrJXHTyh+xzEyoti/zSjGvXL04TYo1gKVJJW9F0tY9LMJiribFEkQDCNaNBYeRGdPftJF/+Dt3qF8UL3W1MguNMQgihiOmX0ThI81ziGxSRfatxCHjjor4dF7JEHgYUdLEAH0FxmTnMSkGq2NxwSBCIKz8BYTeqRkgiYoSXbY+hENQnRiJYKfZeEKy032SqHsvBUoCSpQd/aTxTOlHgbHSxhC0tYxLzSeTqUHl4/KEKKOvNW7FLEE5kkARu8YoB0dWmCdBO3Yz4IXnerlc7ayqB8tYM7bBsjWA2GqNRwjASwMFhINACGF2yHEobcRz4K9QBSfMhISUDIJ6DTkEsVoAD7eAUo6pHcAsAkYf8G6Z8dGvEomyigARFYCQckoNm/Gmh6gBVlQJ8JUHT1Nb24aqFEIQlCT/oVrqCML2dFYtj74je/O/So1D4KvSJiLcB8PeG76nGDHwQhAT+4w7fGV4vzkXeUV/RBFiM7Q7qNqUxfymkjG7LT4nyCBEZ4QAsY8AKPxcAF8WzYGB0AOji8gAH9+0QgPmGExMUEgXCAWIM8FCaOscMOdnhBjD8n1sLlo8WfgLERTIxbj/EJVftohEoiEIHuOiKEScmphDeLswvXlb5edibPqgfmDv9mr7ZML32FqURi6TfOcp7z0ZpnmMTceR2LlSVXwmxKt/oEFLwM19ie4INadJiuosz/MNvE2zL4ySu45s2YZb6aQdCBlR1vMM4NzvfTfMlWdLB4Azs+EQUDYnUfkAPYPk93ETrki8aiewPoTj0PvgUCFu2AxSfY4THjpIAOa+1Jdq3Mh+46FtDojfBBw0veZbP5pV9u20Ltddf2jrmgJhMzkejs7W+DW0b89eieQ2qzka6ZwF2px9k6waQ7BEFtrkC0WJgN2dXEFNBudkhNd2PMbb9XjDwFnceWfBx5MJImo6hH53DbDjuQoAY3GMWoGgIaBE6EkdVKyiJGwTkTf4LUEd/UTzlHCNySoB2khoMRtlCAfOSBj0J5ABquDIIsMGTLNmx2ttF85iSKueev2zeZ/11V3zT/095vBq+F5wbncEM96lLfi52rDsv/8pmfj/1zRYmSj0ksqpqd+mmZMRlhzwbWZaIlk2MhCU0P7+OrqbWEScL0zYYWJDWqWUQtzDeqmizCFWK3+/wYMrI4KYrvisJqnBShCNREJx/5cHw/9klNUS2CPIb0tK06r3TrmVuhW//8eRMq4GYTvemOzjZbuR2zqcM+9rJvy7j7u2eegJ7n6UZorq7DxGlH2+kTLpMLWVPTSLs94OttcWopoZyiOWQgBSFIwo5inuhU9CYJm4e5pDvARQ0kJHj0cEVOaq9FlEz3cxU68K21fvb3+edFD97Rd5794Nv/50EPyuz77///qCdWni1GLJFFJkHbvSmbvhVg2U3S2cXPunRSzSTT3exN8lEab8UdcXyCT+kNA5repHlSKT1UsjFgEh0g/qlZ/c3OgKGgCgEfuomU6yDgmCGd61nR/+FgDsZZ7fmX8mRO7r2ftvGe8OHeUJDeCrYK3BTfiPTbbABcBYJXi7UJ3RlTorGVJt3fv9kQ5fRRcGjhKAUh+73dtXUZ/Img/LEMeqlg/q0h6XESGwaNDsrhHG5UAFbd7blZ6skM0KlexsCfA+7GtbQN/ATiAlqgaWWgvnDg20Vgj8EQ7rCHXfnhBULbCR5heVXb/rVhC66g6YFhDckg120We6ner9DhKaL/Iirx4BBhXX2tIR+qGxHi3SXOYGRwyReiYU/UlPxEom24Gs98WBkl2v3xjNOR4tBRxep44rCE4R9m3eiJohk+oh6uHjI+23hxYjVCIzVeRSp64zcmj9Ul1l88zz+UgjnKCICF4DZqIwgSY9opWl8VEzYmiGhFWgI+4VC4Aii4gjTRXakQ1Bi644gcySNamxqyIy2+UCZGI7YpZBkuI9HEYCjWYkRdowLWEjhq5EYqzSquwl/kyD/01zmWwioYho7gGY/cWUehpEm6JI4kxmGsAmOdm+7R40whYdk9JDxeEfI1JE2JyWj1zC+G13xsT2oQyJmkjq5k4dJ1oFJSUrs0/6MZCqQl/qQ0XmElGp16seBODhMRDhhHiuVYJosd4lk5/kViPY88sKVJroPUOA/UuBJbvuVbnqRKroM67g0s8mTXKeAK9dznod1NItM+jMk/QB8iXgZJCAj2+SV8AZaqgNEKZSXt7KQVhR4cYmQ2NmNE5spEfqVmWqS0mVcZ7gNZomZqilt/seZHkqNHlWRsvqVJFoZK1ibUqKRLliRKNg9b0mTr7eHuIWFOytRlTtItXmWgBaVPltYwCpRIgAKotJQy1qT9iV5BaZ3PKZ00QmbqTSV3VlsJpuFWMltC4h9FtiNGquZ6sidjiGOeDUZc0iVvymVM5gjzvCVbsqV9tv8ktZCWmWli2gEnWNLQEc7jZmbI+lTcBY5hJ1Xf/GUndvoZTNABHeSDhWoVqFSohlZouWzoh1bohYYohl5oiY4ohqKoiaYoioIoiEZHP1SKgrTojNLohoooidZojaqoiO5ojnZomFgTZ/alZ5ZW7qFngIbmMZamZrZnkzrpXnjk7QEmupUiTgpoV0YbJsWLJKRaYzFFhvkhUYaeogBOLxbhfA0PlS6FuTTErTmEm7ZpoIEnJsEpUNQpF7VpY+ppZDQmVlan7yBkeVrlJR5pembikyJqosqFWSoWi+inW0rNYeCIXT6LftblXfKmXi4gX3qpI74jkpJh8KHd+MWENWX/RJCKHUygapBihBdxkJnCxL9xTYlEYiORRMNgBBU9X63SakZQEZD0wyTABMyRRMTcS7GORLmwi5zk4pwWhVNxT6fEKpxkRFQ567nEBKhE67LG6rZ2K7d6a7jy6sblBE2UyLeiK/f8ja9yja7ikQSJBK7uqgSpqkiYKq6eakmQqrvKh7zC60n0a7vmhKmGa7qCaxWeyBwxa7VSqEjM0dhhBEMo6sRSbFpEqWCE5D+4Zov45yMFJ4JOD3EKk1dGVLw8gjxkQQFkgT2orCWsgz2kbBa4rD1YQszObM2qLMvK7MuugyX4wH/4Q8yq7NDKbMvmrNGuLNLq7NJCCRL4gA/Y/0AKyEPPwmzO4uzKXq0ltKw90GzMdm3OCm3YEi3Skm3Yaq3N9mzPPgISsG3bui3b+sDbyu3c0m3d2m3dxi3ctu3T2gNbVq3Zjm0WuIPc5q3T7u3h3i3eIm7izm3hFq7T+kDfomzgWsLXyqzlVm7WYu7maq7l0izXXu3nbq7nZq7Ncq7Noq7Vmq7Xhq7Xpq7Mum7Lsu7sqm7twq7tVi7tYu3qbu3odu7vsi7XWu7Rim3xBq7KVmzyKipiCSBa+qABsuMJCqEryhcnmqzKyoPLFq88qOw6YG/Mem8WZO86iC/2T</text:p>
      <text:p text:style-name="Standard">u3PIsHJim/Mgi/7qqz7ZgH8uq882IAFeADUJoAFgP8v9nYv+JLv+3Yv94pv32Kvy74vyiLw+gKwAmfB/8bvAiOwPfCsBK/t01rwBT8t5GLwBnNwB3vwB3OwBovwI7hD2MLv5D7wI2ywCFswC4OwB7twBr/wBcdw3JLwy6IwCoevPEjwDvcw9v7wAK+DDw8xENdlAQ/x1CLxEQuxEouvyxaxEBMxEfPvAzcw9u4wFIft+FZx+xKtAPPw1P7tEPtvGX/xDnvxFYsvGn9vABuxE/MwE8cxHPdtEmdxzKKw/LaxAitvHyMqEI3bYqGpadokaJmnkh5n/PjAKmjv9yJwzfLwABewEG/x0P6sB5zsF1tCDoMxJ5svHgtwAdjACvj/wCNYAA+swCRnrxqHcvm6MgovcCwXLx7jscteLRgbb8qqcPq27dry8i/78i8LczD7MjH3MtsWMzIrMzAv89om8y/7A/nmMBLf8iMUQjMr8zM78zIzczdvMy8nsw1jMzMnczj7Aw9Tcy2n7dXKLtGy8+2+ruzGcd927TzzMCTTczujbhjrrNmaMAQvcM2mrc4icP+e8BefMAG7chUz9PqOr0D37RbjsyQv9BM3sC2/7ACPL8w+dEbz89YKcTpXMS7Lsh+bdHu+ktU5b/JIzzomnfzJorURMrZypsnmsAHnsg4Hbg7HrzJ5AEc/sQM/NEX7LQOrcvxCyQY8wgqMgP52/+9TW/E/W/EeFzQDZ+9Vmy8Sg+8qc7FVr68/dHPe+rJYG24Fg/M4f7M2o/Val/Uyl7I7fPEC8ywKD+4zl/IxO60xn7U3c7M4I8E1t/UvA/YzB7YvXzM97PEeT7A0v7JX8/Rjp2wcY7QEH+8Wt+/kSrY0ay9kjzQERzEOS3Vnxy8svzI9OzT7rrIsdy9lWzZUI3Rig2/fnm1lV7ZOw+9c67FlZ+9J83Zq8iCOlJvHznSXiaznZelmmSwOS/DfInACa/Jp77FhXLJCazLP0nJtiy331i8mr0ADrMAtR/RIBzUtP7TfyvL4wu/V7nDg9qxEpy1YG+41+/Vdm7VhHy5g3/913sYtfpu14e634QJ43P73fBd2VePxTheAJeitX8t3XrNtg+v3X+ttgMPtN0e4fVN4gFv4hEduax94Tsd1JX/4F9Ozcp92Aj9y2nr4y7p2RTsyJJtv7na0QxewAM/vZsNvbb82dKP2E/vtY2/ydTs0aTO2c/M4aXP1iH84W5742Pb2k4ulSt/ZSiNPS+8lp/Lh9BayXNV0bDxCFlj5hpwPEyEsv7UqBZp5tBqfRaQAKa+DDYzACrwqTTVSYyZFn5L5VPSpmf8eaPxeRpQCy7IsYqeszhYAYgv6oReAPRB6AawDPTQ6og8tpE/6og+t9zL60Bp6+B56o2+6pK8C5+3/qUW8gjxIesoieqMreqanLIujuqFveqJTuqGj+qKf+tgmeqbD+tCWQpr7umP+uq/vucUFe14RZ1GM+k7YOal4WkbsearpYrEvRWPia2LKyrLnKrDbxp/jKbED+zfReUZA+binokcFEXCDlExvOba945UTJmnC1fUKK0EWBZha2GqkgA1sgD10tw2QaoTOEkIGRSnQg/By7aLrOtf6g6AffMP7A8Iv+sIzPMTbg8Qj/MLbOsVXPKLnOj08fMVffK+7WaA7fMMzvMkvOlwLeqpT/MeXfMYLL8I3vKXHvD2oPMpzbSlwo/uZii9GZe1satADvAHiXT/Nzz0ZYuyAJbkz//0cpvSUD2ArujuWr5mWf2ehGqgir8IquGLvmNSZy4vOjacW7gQdbAEpi3Kcs6oRFmGqkL3bL1BSBDrNw/zDf7zGu7zHR7ykg3zf333fF3zEC/rfu7w/cPzFL7rO15ut7kMp0DzhQ7zFb/zFD37LB37FM7zLPz7N2/zMG7zgU3yvo0mZm+m4VuHpY6G62xXqlz7S65zYI2yZ3w7rJ2WPUU5l3k4HsT2tMj6IaGHTAz8OAjJusuLzJp+ahueSkuC7Cypd2XSYr2PuO7thovkINid4Na0l9Pu/J714ShoplWA/EPzHY3zfC687bLzL2/zmK/z6G/zNG37Eg/7kt7/8V/+++RfAF3XgSKyC4bs8QLiz56/AQHoE7RVEOFAhQ3sDHSqUmBCiP4gN3RVs6I9eAYsINxaQ128fyX0nTZZEqfJkS5YvW5pMmXIlSZowY7qcmXOlTpc+a/7kKRTmzpc2ew4N2vOmz6Y/jSa9+RTnTqROjxL9t5VrV69fwYYVO5ZsWbNn0aZVu5ZtW7dv4caVO5duXbjySuHVmzevXb9kJQmlSpSwSqRXCR8urNiqYceIC0eWnPhxZcaWMZN8lMLHI3uBLytemvXkon6bkWSB/BSxaMf7UljwkMXGiBWKTCttnfMy76yhfQdFXIoiQosTNVJMuPD4w+QFl0NnDj35dHv/Ah9+lE6veKnGWPeVgk4xOfnsHR2aj5jdIXrt6jMWNz8RYvyCpYAmhfr6N9Hv+xuLijSadtsNwKIq068pqgrc70DIMuPJQP5co9A/nKRy7K8NOezQww9BDFHEEUnkcJV1VpHnxBRXLLEu0PoDDrjIensQQ6Umi1BGHRPM0cfJTkvBg0dQ/HGqoUgCZZ/NPJAnvwr1w7EfG2zwwZ8VGrBBEQmrwvFAB4EEE8BSDlKuIYOMk8+8jyqqiDvo0HPOTfo0Aim76hJyssupiPNoIzTvvEhOjqyz0yFD42Nu0DIXeo69UraUKUbKFLTQxvyexJS/KCf98kILA+wSvE0Fu1FT/yTFHC1DCF1b0MVXYY1V1llprdXWr/bKta9b1QrMyx+xgjLYxXrcEUJgkfXNWB5nXDIFJHyQB8YdRzNqkZI2i5a0S4tlKTYP7KntNhq3rTE4Zs+Fss+HEnX00DXni1cikIwrr1FBr4OTPu/OXYrM8xytrqGBi4MuvvUeEnQiO+2krr71+P102KhYU/bCUJnqb9QJPbWYwVM3FlU4Uput8L9jOe4X1ZR4bdnll2GOWWYQV1QRRZtXmXksGEde9lgbKxb2V3J9RtfcZJG2iclHssDPxyMzVBK1LFY1tWKdqPTBHiy1xAzMj1cDFupgyUxzoXblxCik64pzbzyLDJJuPP+C83UuzeUiJrCqPs0mOD731HRYTu60Q4hR5QaV7lD08HTHaZNNzXBkq0mWOFVWM4X858lfazbKlC+WbMFtK8Wcc8717kfn1Vlv3fXXZ9UVr3V2hf0fXwcT2+vQB2OsHyXz2YcOBRo44AAUxhhFNCVLcqEBJYw/XgIRSHoF6YmNzt6lbImcNsJqhzKNyZE43b1Vb2UL1zbceF+Z8p7N1/gnMlMYIJ5NpLhHFCni2V+UEkzwCMIVxx0rGEAZ4lGHOgAgDI8owAPT80AbgMAA8ZBCHUrQAwIcTCIFQUIchLCJeNyjDAD4gAALwp1S5EFA/hLIFgYginj0TwoylEL+AFj/Jj8R5BEGrIMoRLFAE2SBIBAsCNPoMUEDyBAPGSQABDnSHiQ8IYRSwEMdrjCDLNgDPREb1fdIB7TQoQ5UpaIYsYJGqshR5j8Z8xwYUZYuNv7qZy203R3xmEc97vErLLoZi1SER19l72hmVOPufkKHfeTBNM6L3gG+8IRr+UQRoyhACKD3yANEAAVxIAX8lnW9pBlmaZ8x0tdyoiQfcEZPpyvVK2OSNXtYgAdd61GmxLhGSunmMWSC4T1GqL9gbuJ/PTBiQpI4AGLesIYJvMJsxvMQJEiggs2UwibwwMA3GeQhBpQCKix4wU2UAQQEkFPeVEaSVQikfqjgHzCBKcJ7/2TQiP4giA0GUAf+3Q+IWBxSwrhYACQkAIH8u+YPhRCGY2oEn/wD4v0uWE6B+INfmMtduW7JrfKNblhACdXoNldGamkqpIYUXUdFJiyMWcyNJeHjS2EaU5nSSle004sgdZmjN6LUkIhRxAOKp0kOmGBLR6FDBkLQBeNxgA0LyOQB2DAGV4gSlIQE4/aeFS3cwRFBPZlkttZxo5KVETayscQKRmCB4IEUo73zWPz0Rhji1C8eZWCCEAAwACbsVQhZ3KJGLFG/H4rCAEIQwhLjgYcrfKBOBSgEQWUhCk4Y1gD6FEVCC5CF5NiABzbkxF3LUMM0XIEAhPMigmZSiozgc/8TJRACX/O6V7+yxx712188SqAGIYRWFgskgAMpMtAy/LAOlO0nA+VGGx5Y1rW7nWEdJGoPSH2xqpJrXxrJ2EbqurWOt7xoT9PJo7eCrmqcOp9JU+WSma6Xve11b1xqBsgW3XGQRRMa9sB7UQ1gMno8GAD0kOeIoiKFDjWAHgcGIIJaOEIDD6CA8XDwgTyMwqrfperElqYiXR7pjKAIkrYyajkpydIGDVgBSzYnIHNZWEootowvB3APEz7EMwRZRxY0C9AbJAB/ANSsQAmKwR7UOCFcqGAJSOuDLCBhBUvEIgGQAJ0U3KEOMm6gZlMAgtCWIA5sw0/KUkKmAvwSAGf/KGIBLMHFjDCuABtIgCyk4GMBDhSI9EzIA418QdKip8lwJi1wa5tPKQAgDj9OQQKACcD7fO6QuESkRsVK0oxepZCuzJx4Yamqk+oUfozWtPs4PCmSvJfUpTa1qfdiU77IA6csnuN9QzzekmigBg/+Qhw00AYKRCCSeRDKIohnvATXQhF5yAOtD/wEfgjveva1KmG41zRZqzEq15oaW2t0PpN8a2sjsCV+wxiykZZUKPJIppWPmS/GcWQFQojzGphmD88MdBOoMGF8BIsHiXZkHQXoMwA1gMIglOF/YYgyPdzhjikH8c8i6YciJrGPRfi6JIpMkk1KYZH6yfgMaX5I/0fShGYNNPl/Q3xgQXa8CRkzloj12wR0n3hyejQ5zibgTkeCUNkShKEjUr5DYq9whgKUgg6KPORYy9dpT5230U3PZS5drXSLchXpEuNYtseY3pacmutd93oe5YuzQNJX1jt9Orgjkw8FdEICBKhFrg9M1NzYpB+1huQYTLMI4CH1AAgmwCvmcS1nXzhMjFlaAXjG6QldfHyf3iVJZUnLrpXUKIVkcah3JJ6NlxnNhFPcQYBcBsVCObMHeURD6anZJm8CACbQgOHoseOIlrYAsod5ZjXibwPIog8mQALtTqIkV2jgCZUlLSgmeZKykdnM5UmbvHcs+qAXwPP+jjGXNf9LjyAIIR6EzkJGcnyDOwSxnChPwOxPjszVt34dktA7eMlVtZBC6WqY39NVIZ3fR18up0kXE9Ydzeoqp0GQ4usM8AAR0GVmZ9X4Yh1ardn2j6Wua1MobBEUAe4gSZKEAgMjDDemah9obdcOwABmwNeMTnecrWgKAzWUrL4wDZe+ipVSh+o05lvOKq2CZ9o2TKS6JepKQhLoAYa6T4vKw13qJ856wB1+7IHoLYg0CMgMYPSU7M78zd04LrO8aeeoryGyDIEySDzIx9f6YfXiDAQEQO8wTiBY694uwmw6wuXoKTmWjKD+p/yEa/SQQMyWrN1uiPOsL84USrPkwR82Q8v/kBDxLI2rkq7SeJC6HJFoji4C0agHxYgAKXGXDKTqHpFBErATPfETRUS+/mjsbMcFVXASuwvW8oMOfO0VNCAIoCeqKMwxwCAH+k4NBICRSuKSHimqmE17CK/wHiPDtkrxMMrDpsb/ROxzSKwTVoDcRC3SNq3s+MPc2qnMKmJtCGIFeAAQMysL6EEe8Ml/sokA/OEGZEAK0mDI+u0RHkG4HEqbdG/QhE5O8AmcZo8e8EMXC+AJCiqbBOAVkm8dCAKGWA8Rvk9xnqOHBkAWtNAS/IS1LKgckcD2eiAhXi/07qf7ApHkyuxgZm4AwCmBykkS+gHbpnGl9A9kwob+0OXV/05qpIjlEbUu06SuJmHJJS3xJECxJ33yJ+FC1VKtdmCnGE+JEWOtquLKJnLtwTqJKIKNAyRJ70Yh2B5JKksDBSvsJaGNM5gm8WQSVbKSSZwGGLXtJLgNrWxp3GLyJa5l7kpjFDzM6cxIPNbwAwQCzdpDI2ausvyQ+tpthmoomxhrHAGOILJAsARznoyJHgiqHNHDB4rvm+6nHB/BO0xiFFagoEYrIGNCEgoCn7IpEqqv36LDHkbOAAaNsdjFgJYJiMpMHO0nhyDCtvbnhnKoABIgCqdPHhwrCDhBCuDMigCAANaBeVIsfswrKRsRZByvLVOROStRfqoL02DtZBQRvf9OxSaAsju98zvBwo/CLmfIjhopL9aQ8ov6wdcwkAOS5zUYAQugKnkWIQSNhw0aQAv67gnyQfC4MhghUTEObxWGhlt2wsMKQQaT5WpiqUpmqZaKKkyqE1MmaSaSTylxAgiF8Jv0R4EA4Ak7zx6QYOA2YbEya6AqSBQAgAkMoISEzoAKziJmbrdaCwQGoOYSIsjKSbM8gMdgk4Ky6QxKIW/6YaDugTDnwREoLjwSwuWASITqgBMAYA2eyD3cYTctU6Amsw72KgpNqABQLwwyooDcrUZv9AvvsJzsqUf3Z4GANOgUIR+YR+kwUWXQLtIobdKAEf5QUTolLXcsDGwspUD/Qe3+tAs8ETVRfbKmGvABkQUprxP/3LIfMBB55DInHkA//yAO9uGSMunWovIJsvIotzIsBYMFV2GQMDQnR5VJCHTwLtEG0UqtQmkH8xQu8wEpcrX/hINMJJKZhLOGhGCIei4LsJS0FE7Q/Gn9IuEPkQtF+zAMhBCAHCgBSBLKGupaBw4PTdIl8mESsoAAluAtDYMg7QGGZOg2mam1iDUhpkj6hK5+EOjJPFKhslChfGA384eB0BXgog/m3KGhequcjpUAVKPpqm4G569TahIaJ1D/AtU6DTUaLdGtwAcA5yjTDkNRObZjDTC+VCRkybMUMfS+Ki09Wcom2BMWj0cD/1/CwaAqDojnwCIsD9wgByKADSSgQv8TQCG2JZYmC7wHOnkJGTkjrBZUxKbEQUvsxJ5GB3/ikhaADZQABfaADa52D8qJZ011H1ahADxAAu6KryoLzoQsxz5oiYKOG/XJiZjM3bCRGwExy/DHn7KgX43pX8uJ5gBRs/yxHJsmQk9SeF4BFCbhQvfBN2tLAvBqAChLhEShtQrtgYhPNUmr3UTIbdfvRZeLgei2t57pbmMoDnls9Iysx8JAs7a1OO1hTulUAP3vaNJIYacTUumya2fSTpWRUDFWGT9qYsvHY4V3eN+LAVWNdnBqlBZ2eSWRJ5qS157AdUniAdCA13hgD/+Wqu2UFAwaoAukEhRYSCtTUFIBhHuAD3sYFDGs7VmoBlbPsqzARS0jJTth8iTdoAEiIH/1V38HICAvr5cw0k7oQbgi14Q6onKzyRAHLXUFiuaQy4dKAASEABVQwYncIZkc0uRK9wpAwJ0WiLEGeFt7U1LAa10gKCE0a5oMgJhMyDMKYFu7VBZkbHKZbIkeeAC0IYJvFLc06B3D9B15DIsGoIIIkwnjQG3PQBEGl7u6Rf4iZyc75jmJdnbpsmSpkxKxznYvdlAn8ZUYg3jBOIxfSjzFbmSL8tnO7q2EUTSYsg3ibsBKg3uVKno6iRQmLg8YAX/Z4AkCzzx9dgJvImj/hxYml9Nom2SUbHJptaZpv+t3c6cW9zd/+SAC+GAA0IHicDc8DgJu7IaL8szHOCLPZKF/7LYANCALmszeGOsIR9mdhCASHiEjwPRMe0ADkCDPbgh0Yy70Rk8fGTYmyiZhBKcAjnieJrcvO1QUyvHOsiDn6HGW66CgONLG1gGfHJLnXrEMKFiGbo8eQhibSAtpX5dVY1dP+TS8TvGcAZlX/9QmH69+W0wA30gV90GM7fmeX4cBdSV5xbdP4ZncSEIXMTCSks8k7veRcGAGFmGhFxpmv8AEGMk/17hUpfMwWFBa0tiJs3KVosV9yQp+b3DylLNPkWIeJM4m6MAkAA9x/0m6JEzYTKgP9YypIJqsDvrHiRCOHqqVN6FM/GrogorTPlDZLwNx4GaIhzUgIyzBlhNAgcqPfLqYSe0F9zqioXohgDxCbmeoBKi0AMDvXZ+s9u5glJ1pSOokML2vH1f4pofoggug3xAtDcpJiQN0UH83Y9FzUxx2Jadzotky1Fb1BVFppf6XigsQnxE7sV8GZMXzAWv1Tsd5nYPiFXctkpCzJfjuFgkAFEwaFPJhoEXgcNGXnSFQaJYG+JKTvFTCaH1AnJ82kUsi8iA0/sh3P+SSJnKQGgsjmLVDI07PfurAmBKCtQbN5qCo9s4vuJWsCbn6iQTozpy5zAKu3VBhgf+ETi8HAg4nV09k16VBLyJMM2BvNLgZ6kZV1LiXcMcSqAdaWzfrrAdmg5lfWJu/NDVFj/PcI5lwywQQD45V8YzgmSUbzf4ymZ4zeRpVJWKNEcxYNSzpWbEhPMJnxXgZkJ8X3J/X+aJIQhEqKR/ooFLHQBEkYZDyQBEMDJJmYB9ykMJutu/6Nysjdnxx1/C8UmjzLxol7iSyxUlU8H1bQlZxcEY0nHz3Gn2/tp6EeWtWWNEeIuV6uYjEg+R87IGOmPUUajnsIQtuIJ+C2xwDbbjWwAdw786MTEWv3DuKioUUIVyzoOhoAjSJyKvZxjl0j10JEsj07IlQGAuXC+AKYYr/Kgi5/MHj7GHLa7RKpwwJxZzOC+B0kYtAKYfp7jrrhKY3ihyya7t24WqwN93syouLhbF2JXzUST0Uy1hkk/exIxtlq6sCT4I9dc0M2IBTg+8thwd/EewMW4Ky+84EZnG0fTBpQ+rwJiE6W2g/jDY1LgzzSMzELnyvXbJn58ciHMgSyqRJ76AMWI+xTq7JcOvK0yz0ZAzKAs6auzyFBpjmFK3ndtPKH0iz/MHlRi/hynIfQMEHJGBfP8A05rIfVkE5QCLhastarZtMOqLMdw470GzHfmj63rqhoCshH8gdjOzbjYigpEAIPiBP0Exen0wfBRdhxfJh6aiKrZh5h9zT/187OBT8aZmuUk4+igmj1Gm+5v1Cn0tB1Sw81Nvnn3cwJrbks1n2D/i4JSIlDwrAjaFKDQhgFOozCijAFBBMBPyzsCna8iyDBW08ER25Jda3SWRcd9PS2+YXZVUdfJ7dpd8d994amjOYOz5OsESBCcLABzQAbHms5sCRIIQLt8rPHwph4PLxOMaRMAVoM4ZYReMAhchH7+qBb+VaAFxXPO4MccR7q8NgHWS5tqhs0AqtI3o0cycXInVT58qJOwJfNWFOA0gfnxILAGC53+TV878PncDtjCJVJf34UfOa1Sna8f5asC/NukjVPG3++JHfLRgbZxwb/07WTyf04YBKk/+oH5JWoD9BwRUAwRajZwGcKnpI0KQl7rJVHkBVkRgx5OUpg7VbKWknptmfsa4vPdqF/ydWYeaYQK/4arhqyIm2ECDsFdBgg0cdKVJKCBFSBmGdNQQKFLBnT0OKO6Li3SuzkFMdUaIAEECiwZ9ADXEMZKyjUMimeAl7ZMkysdS+RYv2FUiwSZQUPFcEkHK1r98+SZYKrLgiBIAQJgwRxivRI2LSpPRWDECIhxPUg7JKgMhCkV6BLB7uINzEUYjHOnWufCjwqIDZAlwM3JPCcmHPhGuyILFn0+i+oogPKz5sOLHjxYwRG20cGbLkx5YtT768eXNmzp8VdwYduvRiyqT/S6M2DbrxateiW6eOvPrzv9u4c+vezbu379/AgwsfTry48ePIkytfzry58+fQozMvJY96qXXWq0vfDlwSa9qhR38eLT584nwPsBxYz779ehRjjII6rKCBe/YGbOTJ+T02edn//ZdZgI+k4MMjWXgHnmb+yXbTYQUikUWAADb4WQoWeGDPCiNYkI+D5lHoGWQj1kYigKUUEEQZdWiDEEIglRAGEhJRRJE7j6wgBCrxgBTPj2JFNJFAAqUwwEei4CFFRniIVNeQ/kiUl08gySLKJlRFRCNh/eRx2CgrqCRFGkQIAFkp9NDzhAGooJLRjz3J6E4BJvlDj0BZGfDRi7Ik/wQCAWZFiaeRB/F1pZUAeGAWPYJKtKYoslgphSz3ZKlBXasYhlp5sIE3IoOw</text:p>
      <text:p text:style-name="Standard">fdqgiP15ipmpoo5XIakLnijgqpepamplp6p2Kqn9cKfrrrz26uuvwAYr7LC7riLPKusYq+yxxEbnHauj1vqqrdMqBsoDFNx33xdPzKNYPq9oUMMtSuD3hA84zaMprKW2i2ppBXqA6WOc9idfP/HK4y6t7/Zjgw0+2GMBDzZMomq135VHK4WslYJEHGX8KEWPnFwRBk30rEPkkBJ5kIAQssTD0hVnSFRAUjYiqNSRUrAFgAmC0UOWoP7MmYIEBmyCUJB3rTORvoq5UsqacRGQzyKbrf9CDxIrwslXCRbXhfJEE0VJjwcSRJUQySbbaKddK9fxUh0vZ/HInVDaY5bHLPYZZI13luKlhafFxq+rsdqNt4nUVnhwrXUzvC+DgQN+N2uvmtgprJvmbVqzkEcu+eSUV2755btlZx122mFunIJ9/803tKIrtkgti4DiCij9tN76KEXRMZ8iifUzSh6gvPKK7annM09OfIPK+PAhchahD6uAXluofj9YoA/64hprqpBh6IElHNqgCMKFSy/84d231o8GHngQ0SMUFTAnEhrfaY9JNVb0yNn0uEPjyVkIOqfac9JzdgEas4tZBCIogWShfhuzxzoOmLGTCUQenlndfED/MZ/TrEMD9jCfkHxmMprML33v45gGCmEyiZQiRTRJYPy65j+SVI1qAqSIykqyDvdFyR+lSFWJ9Ma9ViksWqTrG/UEJ8Th1Wt5qZHe6IDIQ3sBDleei6IUp0jFKlrxV8halrKSdcXfKIiI3Ovh3hxnN5xU0DRd2gcdGJMH2jGGP/vIB/OIOLji/RAy8UIQ6JLYrntFKAt1ZOJk/hUwGzRgBbAb0Gz6SMY5Gs4yEknhndxxl5mAjWoy9F+USti1swxJIDU6INVo4jNJhhCUnqQJTSayP7URZh9zg+U+EjnBxSBlTiYr4JxIickCUq1RKTwLo96Ho/eh8oYATJElBijD/3XsD4OMekSj3JfDWS1Mb8ITFRKphzh2ZRONzQtk3cKnSEbWyzzXpKMYIdPFdrrznfCMJ+U0xznryBM3e5SVIrnpzdJVRkA/bNw/sVlEJYLIjpJ53iOwIy1BkoY/+TLoHTNjvQ2NQHvWHKP38AY+4kmCSDSzkV1McspG2cgelqBISsuCyU8S0JWf5BiRRDpTmtKsABAk6DhLMSf0kfSUNa3ajYT6SfjZY38tPepJjTmkOS1zIsz0h1QxqVRByQ2J13zX3zLq0HV+85v8DJ9E86ZD0hhUn4JbXPEQSp57uvWtcI2rXHezRS0yy63PAlEYF1m6IeoUfDtcnGDDKU6xkv8RjymQV4KsGTxZ4ctAQBscrghpD0OuIA/bfCQ4y8pVW5UCqCY9pUyZqkICCrVOCZzTTUlbJ5duzE6+pIhNHLNDxKBJhbok4DCp2kuqhhS1v6RTb29U0l7StJfV9GET+3qir7rrrORk62ELi5mwmpOs3UznIukYmrl697vgDW/lNFederpVHvls7j4NF0TnUkZhAVXvYLs5Vq8K8njVKacREwOKnPyxvqWyHvY69CG+Ati9YJ0Nml5IEfiFlKggfd+dCmhS4xZwphDm2G8TaCcilcKN1SVRihpszAbzNsKnRTFMS/tTEpM0qSQ1qnCN2VqgvXe5B+UoX/fb2PUmuMf/PPbmpwA8Udo2T63fk+5oxMvkJjv5yc3J4rGSday7yjN5et2xfQmrXR0XTrlZ7Sd1N5qZPK4jr7V9LmPyJVnGUXZgNlCcZouoX+sW7rNGDa3aINxaFkNpt6dEG2tZyVpBGxfFNqabZ1ZR4QSy9qgZHmoIURtSpDY6xY02yYSTmlwjhznB4xzjvsYarYJOl7ohRjVjnahdbeb4cVCOtaxnLWvybq4U97xOeju6435p9pxfju7d5jvnIG/5vgZ6BHrrvN/IPG8dmG12f7awgkJkgUMWIMV2gwxqeom5HzytmjuOClt3SLVmdEL3uM3NqJop1dz7g3e50y3vcaO7ZvgO/xS+5U0nc1et0wKNDJqkWm+T+Hvf4sb3vomp1H6TO1AM37fEHS7vmql23bCVrac3LsbANhS619VosYl85NoZ28Bd5fhWldwaWrv85TB/a12rrKx44hq9X5yelnstcqzOZqIeD7Mjizxq4n0mj4td1+DgmJP5sPkwqXvQGaceNMbM516R+dcGNABnOQdS6YuB49cPM5+BY5xR/qZk1RjVboy7/WvEZKW7pcr2hA8z3vRu+LvfHaXIqtcxPNX7uuNdVXcTHu/kZjed0F5udAv+3YvXnzFVm3g6Jdfn4Gwo4YBcTqV7Xp/o/LyqR8/IUI/9VgMdXMxXz/rWR9HW5oWnPP/+IY9ll4ro7RX1E/1JUGIDmeScd+jx1lF7jakylcg/vvLPokB7HN8HiXU+85lvwORbf/nKJ6QPOMSF63sf+9+/vvTBT/7vu8MHhUBC+tevfiSg3/3t90H72U9/96ffB++v//31b3/3y5/9+Qd/7EcYGlOACmQJBigPzecP8dd/9/d/SNCA9xd/+zd/DmiBFYh/FqiBE5h+FIiB9FB79qCABqgxJNh8CYiCCDiCKHiABbiCJuiCLViCMyiD67CC4Vd+OpiDPLiDPtiDQPiDQhiERLh8rneESJiEwCJlTGhl7oRr1IFmXPZq6wV0TESFQadyvhZ8LEd0a5ZYykZ8CHj/FvKQBWV4hqqEhmRohthXhtDnAf5Qe2l4Fmy4hnZYh3hYhmRoAxmSIx1iCWyIhoIYiIQ4iIZYiGNIiGt4iIfoSY8QgZAYifDXf+0niZZYifJ3iZCYiZaYifL3iJsYiRAYgQEjhz3IgBYIiew3iR44iq3YiZpIihHogR4If6DYgbIoifI3gjfYiwj4i774D98XgwooD8CoSiYIjC4IjMzoi87IgjcYiICoh3mYhoV4jYyIjdqYjdy4jd7YjeBojdSohtV4h+P4jd6ohOq4juy4HLZWXrj2TqtwG8mya1XYhZu1cYRzj6anhXMGfNdVHvECjc5njAGkfNRIh8lHjqXg/wPls1A3OI6pZJAIiYAVuUA4ZQMr4APuwAWdsAJmMYQieX1tWH1CaIaPKH8qCX+eCIsr+ZK6yJIy2ZIwOYmySJO6+AjuUErgaAmgGJOwGIuhuJIzKZM2KYpCOZSTGDDEdxYlaJETSXuI2IvQeJFQmQW9iIwjiIxXmZXDOJFXSYY4OJJkWYRmWZY6aIwTaZLFeJEXaZI82I5yOZd0+Rszp0W5tmy5t2XcZWTwtXPMI3QOhWpktk/xYm3XN46/eI6KyZO1B31IoGzNR414OJFtiJA08S9bIAMjMAIrUAppaAkJaYaiWZGjaYynWZpkeI7mqJqhKZH5E5kRCIq0CYmg+P+Js5mbsmmUtbmbu9mbtQmctpmLOimWOehMS7mbLXmbsgmTmSicv6mbyjmJKWmLpCicj2hACDmZWOmDzmiR1JiAWjmaZMidTqlA4oiZBjmC08iVGEmaihmfr2ma9AmWqfmeYvmeqDmfYimf/cmfeLhArEmaWUmeAXqVFGmfqlSXDNqgcgl79iSP60B7pWCPwtZzv4ZdK+dcw4ZjwQOQnEdHZpaeaymeC3mAZuiUb6gyZriVlnmG4CmNAkqanmQDPyADA9AAPGAByoaMi4igBCqOQJqglRmkJbqV4emilvQI6Qed85ObwSmbUfqIVKqbT9qk0RmdHkibwfmIhcCi+gn/oP6ApVMqpWZapVTqpLlJpmfapmhqplrqDolInsJojf9Znu95kEFIjjlokD9aSnhaol2ppCY4noaapORYqIh6oDPqlIO6qOcJqVhJqEpqnKGZpwf4ona6qQV6qA76qaDqekxIZTX3TthBe1jWl3yJhVdoWEmWZoPlhUXXl93zR6VxRrdnGVfnRI3hRjfWD2f0Cv1FQfnAOuj0d63yV/tQQZSBq/0xH3QQra6QD7ITraAQrf0Qrdp6rdqardJKra5AB+E6rtXaD6+grdKqrdMqrnK0O+garu7KruIaraMwCv2gCAUGet4artWarvPqr/NKruPqrtx6rebqrej6r+o6/6/Zmq38mrDruq62c6/5ai2Q4azFtqwau7G1RHaZMXXzQHWo57EX24+kJ06Yd7Ifa3UmWxQdGxoY21ihOrM0O2vveB3x6E7GQqEWynO5F11LxE/xFWrEhqGkZmq1EVEtSzdo5WP92Dg99qEDJXocBXa82rLyoawvO2aZR7Kkx4WlB7Mb+7WEWWp1BLbIClj6ZXL88pe/6m1ep6+eplZgh7aa16H76Dg1u7d86113SXP3VI+sKqu+to89tFeB6Y+EO6s8hyrPUwB24xmcxbat1lyJ62psuy6am7dN5FcLIrkd6kjKdURmxXs697abyzDQArpWq49ESzyt+3nT0ik3Zv8hSKZzaXu5YFZbgSm6igt60wW12EW6r/u7U2tyf6mPHodkm9G3zvu8Nlcd0ouznRNPtWePuDeFQCtdpptq/phyR3uP/BQvq/C0Zku7lBtsvVe12BRwjgNs29u+Xqa2S/tIqYt6tZusysq5a+ttGvpzYato9LVcoFu8jcS0aYZjyhu5BjxO+Xu/mytqYRW3Amy5xfsax4q+7tu57AS9HvzBUzSqePlOtfcPUQiYp4ahhtu4iFvBKme3CdO4API80aO+zKa2rsa6TNvACRy8ZsvD6ku6uivEIzeyh0PEbgvA+Stfr9pPk8tdtxvE60u3/stHbSu/wea7YHa1jZVWw+v/vbBqskNWusq6vFO8DyCcxmo8T9M7vad6T5KQXtlLq+fLct0bcEULor1GxxBiIBNyxFlWuUl2rBkVwRwcv7oXwWOcsnjbvylHTjrMyIM8yaj7uhgcw5XMa1acY2GMxyt8w7h7ukxMyeDLXFLLv1vsv1mov008uZbcwWscy7KMRVNmV/N4T3r5cSlsWD7nVYfrlx66v2VrXSISIZagxaCcWcKbxPPrwqeGzJqsU0Q8ul/8exmLYAiTzcjbxHUMxWv7yx31xDqmu1rluvs7xoVcxflIzHxkxp7MyleMwdUiz8DMvIgxy/icz9sBodUrT/lUZD9bx6bMvesrmFt4cj/2/x1sJmeJw8GZtVY7PM9n3MPtnGWei6xLZLQavVcIxY8b+mn1W2rE223IDGyYW8WnXM+tmspnfNB2jMpSW7QV/cODzE29jBn6nNM6rRwiDLj3lKq6bM0cTYWuunJhDNKjJ6u48mzl3LQ4HGJ3tMihs80ZfLe24tEj3dBCjbLVvHs2vW28W9GLi7/2K827F7rBXLjmHLQrrMNpm9B0JtYH3GVizFxSPM1QjcY7vdd8DRw3S3xuVaG698gdzV5ETVjv/MInZ4XHtg/P88cDLZh+xdDeq9aRMQkV2w9IcxnGyjqastmRLNeSvMGmF0Qkh8qv9ssUDLwb3VlerL8NDdsMHP/Nit3Um8x7fDyFkjzOLV26AG3EjgzMi9HXxF3cuHGXyVIKtwzHPrzVVmjb3QbRR23OXMvOS50CEgLdoxzUg/1lduYZdNAPH5IHBQZHm+EKGdACjVAAtCNHRVfYWX3bED12ZjzfHGrRon3NTlvVO7zdLD10/7vEzVy5Fy2+GVrf33bItN3d4uHFPdy8xh3he/2OtTd7uPzP76u9Am3gbC3RBhyri83ddoZYHpBTka3YD13UCV0beZAELUACdvAAH7IpCgAB7RAIVrABvJzfo/3WxyvRp527B+XNKR3crR1fr53XJg3G6XvVKK7k1L29Ss2qqM3NTF6Y8JxdTIwaEt7/5Tktwsqt3OclhQOuwlu+y4fN274nzIzbxUZEw9r94R6d5XEuai4O441ACsCzD6uzDxqAAA4QCG8QAxZwExjr5PD9xXU+yWfb1Yj+0Q7e1WPN6E793b2tzIHc5DZ85s8N14nuztvWZWCL5EaXvA3i5ag+y+RVfCWMV82c2/Br5oqBWe7dDwXwAJyZAB4w43VDO/eqCDfQBiNgCCuwBMEMkJ7eLo/d4QFO0wfccdp75zHODyfiCggAAYEABy+wBbu6UXvZv8w+uyGO2qobTpZu5CsO1iWX7nQtyDGM1jks39h84DtX5U4bxSDX3++u5rCc6v7+wXUV5qsg5q4u1TFd/+9pzhnRhhMFUAOd2ZkSIAIGEytEcRQ3EAIjMACdGQfGTrkwfN/pTh7GDOsKHNH/KMOzogGEAOMPoG2jAQoqTwIkYAFZMA90MPFaHtfxPen6/elovu8uzeM/T+lVPeL2fLveru907tA+LOtYLemczPS5Gu9J78qX8e9Y78HZwerF91YYbuA6/9KngTRI4PAPD/E2sKuRkQ8asAUYf/bE3vGczm1Or+yJtQ5Ie+xwq9EDbSLSXgOHLh+1AAq/kxN7HulDbb59D/X5XtYHNvS7vfhUv+58L9wKruXLDOWxnsi7rKroLt1/heVDD9OKrhhZf/p9m0UCL/BeL8pfPdS+HP8ri6AIuN6ZdxAHLpDrIhBqN/ADDy8BNhAEw17svF7AXG3dPAbn9iXTaI3JkP8YSbDy097gWUveN7HZj47bpd/YbH61lv3ehI3ECV/mTr64Ry+/q6v0ow/g5C7DeB2+T+78mZ/+X104qH//NEsdXC8PxGfhzA0Q+wQOJDiw376DBwsWTIjQ4MKHDRsuTNjvRog7EjzQcSFjhAQboBwKPKjhwYg7K5YUqDFihEqREEk6lEjT5kSGN0fK5EnwUQofWRTmrIlz6FGbCPv1o/NqX758+0DRoZNHUdJX/UBJiiowzyKFV23S6ZrvIChQGlqQsPNgEsGjeeTSmUlSYT9X+8D/kt1Hl67ImgLpClw0Kd9gnDsp6iy6s/FjnQ97MqZsVDHPoXAnQ4ScuDLlukRBO76MdHPozKNndpa82HJg15FzLj4dGzXnz7Zrt9YM2/M/4MGFDyde3Phx5MmVL2fe3Plz6NGlT6de3fp17Nm1V19Vqvt37963j08uabXq87A1p78cO/W+Alts5Ju6xaMEEeZDK0phgYCjPFgawZA4logoqd1Ee0/Bz4r6CYksFpGtJ9PaG0gBCNraRwMEGCDhDXZeuKGArg4yq54MWnDgk0DgeOGBAkBZ5KuBJNxQAQ8/YeeTF0hg64ES91HAgUDaaScQdt6wYoN+DuMpAwR6DARJ/xcbKWSU2Ra5KIII1BDBqa5IUy/BBRO8DTIzQ2PPNwRZGxMzC09DyjOZKjyvLjdbo/PA3ea0sEz2KGxz0Dw9q/BN9xhkLdA6RSPvUUgjlXRSSiu19FJMIZVHnnU25dTTdTLVTr/N9uyNtEYbiy0PAA0TaJSOUBLhNkkUkesrAV9aIsxEC+01TjN/8kCeBRdFNbJ+hmwrAw+nRLIdO2qgxKB81CIhkDeMfOMNO6y44a2GzAKEgSlZBHFKbt0yaEgkdSxySb0kvEsgDiE4ssUi370hSII0aKMLLqcAIQs6FgGLt1N9XbPBpABVNDcEBaUtTWMXNva9i/lcr0+EVT0wY/8GLf61WNzS1NjOjyPWmEzcPP5NVJhjlnlmmmu2+ebhwNNZPJyfM69iiDf2ONXSbkUILFfs+ygkyQ5aZB6p+hGQwCUAm9BkU1P2NaGffJDnajhvy4mOIUl4AQJs4WDghRdAjOEGUpNYC9sXW/AQDiVvgGsUMKR84wUGjOjxSDssABchMAgJfG0S2lkys4bqwfBIFxlY+wU44B1JIVDAaIBLLgf4oJZR5mUUa5NnY5jih18Tk+GsV2b9zslQZjPP14k208+J4XRYttthV/lQlUPWGmJEVT+vZ+abd/556KOntNNNqf9UHumRI9X32gclGlHXB6onVvxMjWqRXFUSdGv/xdBMvaCuhWrd+9xJYjfJGFz4xzBm2aoBXEUgAAJviMEWJtGkUfQvWpY42CL6F4gl5WMSiliEBgjhP6cQRC4SYpfm3pOBC7KjBgXgxyRIAQpFaEADq9hYWlgAMD6YYQAC0IvyRJYx9kGuVMLjXfd6x7qh8RB4CRsi7WxYm9QEkX1qCt7Q3LcxKKbOMmo6nm5YNrL6CSR7W+RiF734RZrtTGdgDM7P0PNEPYHNeFQcST2UlgAR5IFPR5lagWKSvCtyL4c0eZAlTIfENEYkKuwigbfk+BQOXSsKGxCJAmvAQr2Agm9oC8G3RKIWB8DCCD5YRExAIbcf8eOPB+ngvlaz/xRQMAsWBYRaTPZRQiYixBUK0AKX/jADOrjST7/b4ftch0eJHe+Xwlyd7t53rGAmcYgKy1rsklmyXuoxZTcsptjUeLUlXvOHDSFjN735TXCGkzjVAxWovLk9K7YMmfPTTWAOwpH7ME2HDsnHKNJnIHXuMWjHHIiw1kFE9xGPIWAg0pIMdrRFYOgNUXjGV8AwwEoKxBXny8AcQimQigaicKSoCyjbwqvNlc0KKaDRQsDAAHbEoAbmOSRh+ISltxTgBh7IQgYnQjJ9CpFODsumM9kILEA6UafeA1nxogjE4Q0VT4TKDRp/ysugBnKNsgMkFsM3EHFmVatb5WrNxBieVf+c84zoOZNRiXhUuCTtPiIQC7BYMgBdOQWY/KTm1rr2NaiqzjSBKRtDF5EPsUhCEgUD0Cg45AB2MFQRkniFjaxFghpYQip9g+AWaniWJFywLYeDHEEhyKSbdNJan+iWAgyTEEko8ynxegUpGksYG50OdVJkqk+hSU1G7ZGXefUhUK0psrqS1Yizu+0xm0hMhUn1TWPqqVkbdaquRle606WudahnPeuJVZ3rWydA//S6wLjRI3eY1eZsEhV7toRq3xuqU+kav3nh7lhlYtciHSGTQ1qQBCFiRAsU8AAEtIARHfLftJIFgULq7SH6jVYGI5KHUrYULv0A4bW2ZYcXuKD/APto6TyhiVOltve5Vl2mnIqLVFXpFpkBpeoPUTw/HDZMxDs9sXHnu13RENe7LrtMdX38YyAD+avfEStzhbtL3xq5dvBcWmwnds8W0xXGOn1QhHh742kSlARRoASNbtoPLMktk9tiR7nK7KxPSEsgnl3kHaXi0Qfwg4rJckAhSXowo6jlBYGARbbsoNINHOyyc8wnP6/8MNlWFbnTnLGUTTxcvU45uEF0Lscczb3cNtpQaUyMkZM71+JyM8ijJnWpvemp611Pu6fiLsp2jONFqfUjHpCrbOpZR3y+WsW2DVYKhrVogRqVzoGwb+/0qyMdGYkdZV42O+zAZbCwywin/wAQQeAclfgipIMbaKtmwJLCce35Ez562wFtmG2MiXjSzgWxfG1LMhvvenXpZhOkR0xbZap43dl86qWN6OrvHrrfn+6xqQ1+cIQzb8g8I6MZ861GJP9OyaUaXzxd+eSW6MpqAkedvLkGlH/mNdgfG2SduexlxXwlke2ILFQcjJd+GExCk/zEkg55FgY3gqMQUYRnDTlcg8mxHxqoKAlgkVgfEJqnvo3mi5Gs42IeN7n+HnEzOxZ1ddt7tlQ/WW0bzWrwyra5vN6mQxJ+drSn3VKfuq45u7k9Z9a70HsaZmauIiFXpCAEs+ZoQ+jQjw0GPVcFghpCrvIKs2hauPyMX/9wb2wqNgd6YmCuLyNFEhWR5CG1eVDISQm4hTxgaR8p9GxbRHmV0pnFLNuO5GWH4kpJzCiAK6pkHgBbEDkqYqYEA4XUhbdvYLUb61CFty8VXzEdyp3sTOcusId//NLUON6TNzHHhe/ugqtd+9vn/nQWHta3R5/SYZd4UuskrxkJRLwfieNAhE4fgWD7nl1BC9fnPuM+HhrgDYOwybssL1Tph4cigRiwAKgZBSw5i7fopKhQoEaYhEOSHCLRqAfgKPiziVJ6i7q4uadYCgkBBVcYwAJKP5rgIArgki+YAQn7KUvrOK+DuhiLuN+zv3YKG/F7vqljQdqyv2ECPjRSvqD/GTvmu7eb6D4jPEIkLA5UQzXq0a64ox8sqkHf6Aq6yIN60LsmcwiwCLoaSa8BKRD3o6AEhD5QSxN/Wjfy25jKu6/ZUIhEahEYeZoaIjoFsARsOyweAb0KQgAiIQE4ML0aKohRKKWjaauDKIAMKIWhmAT0UZHE2gA</text:p>
      <text:p text:style-name="Standard">EyQMNCAGAiQAMmCHeyKmccrEQezfp4xiP2yfzAkKB47gS0zcyjJjiczRT2b8jerQp47EFSUJarMXt+75VA65Im6uJow2uuIEauAOU8AiXQAljxA9HgMCKE8ZiLEZhlAFDUIm9oMFUPIi7sr5gIgktY6iv+KUE8hBYgJYXMALGIYFPYKhSGAxm/8EWDGsWHjGCHzGLg0iCDrEcxmmRcbQcK6kFwMAQOAgEwLGcHrkWOAASwSgIzwGdLvkABtTBptudU9w63IrIHKRGbfqtThSiT4RIany6VPSuskoxjbzI3loTWzxJlDS4TlnJ6+kUTJEEeYBJ8KMOh2s1hHk1KaSfAmiDZuzJYnyCU5CjaokVn2zGaKyaQQvF5UOixhNCdxoJRRgSWFikTrq6ffhGc9SRN4AFO1i2c9yAagOzAZwSWNARI7gBPmwwqHEgD9mWbWkRt9yWx0GIzoEAvHmDHLADMmOHgjycU/KXSsQAEBAAJ8u6TXxFIXxIh6y+ajQrFqu0bIyquhtJpf9Elo10QRs0xZJ0vuCRiZT8TNCsLly8FEkoBZjEnupAp/GTQZtEq9vQvR8oyp4kLzmSpAcgRtl0CZXIh6qkwcoUiCrTP5bpP2JrKEFTRTlyBWYRN3w8y2ozCAqzKDjgEQsohccynA+sqE9oh2xBlyn5R3ZYkryQECjpkX8sEheJwyjqB0BogC4wBRwQgVEQid4zPnx7QY5ctEw7TIscP7TSxBm8TFi0SIrMOl2UQX0rQyJ8jNBsUAfNqiVcwlC5FE7JglIoBevQD0CRuyjMsdF4D7BYChEFMzATvbqoCkVAwNJxBbxwBVe4PH7Qpca8tI/7NY1UmL9binwIvdhKPvf/WwpXEL1+SK1RsJW+GImugCl5dAUJWUCF6M34AwX6oIoSkaNOogMXddEmMQgODBRQ4IfDyKVRpMwQ48TE3MzF3KHK9E/kgUw0tcnJxL41BRvNNKbMJFAfjDKselA+7VMvGk1LeYATNIAZyNAq2kXI7EVENY/BmAyxOKQVlAkT7UjF8wmQy88+yYwZOc504zmqEAiRiC20QIvzkRAaAYyYo0vZGoWD2dG+yAf9+DuEwDYNTA0nkRDMK4tGxVSIPC4YbNM4rSYCZdOBy0igEdDI7E8ZC0Vd47TGNMWHKwo/nVZqfR6WvNZNwRRBPQBCNdQy4VB28lAeW89Yapqj8tE5/2VFPgIK+ZGvMo0+Op2zZRWaqDq3NmS09UDQD33X/yRT4kNWOJ3R+/NI+1TTfXXKZ8VTXnNFfzvTnqhWiI3YMAIrip3JShHUCOjW1MRXZ33CTau69glAQruTq+LBSoWfFEACP6pXHbO6KWKjh0tDGvPR4fpWaypF4/NVXo1BziTJhiXJ6/PXxePEAR3WhEXXfc3TinxIN5FYp33atYtQctLWQS3UjaW37iKmnHzZmn1FHcTa35QyB/G1rxHWMgXb9vAwVYyT3VpbtSXZIiIeOR1JMxVaxRxCaZrTDT1YvH3TWOxZfQ1bo23BOpXMecNbqE1cxR0PQL1YCugCjaXJFv9jTWlyzSxy24XJXJ+9T1RciK75J4PFWXTDNKbq2k5bvJh105tkWKJlzB7cWWCVWbOlVF4cWKFV0DRtXa7TW8vEPqWd3aYrlMUdXuKdDklgyVVYBepJXtT8h1JYhwLIgixYhdNcheopAFAphSxYh+ldhwulHu1N3uDA2Mg13pDl2nAFu3GVHU8kQsAFXheUCPgSRTTsHvXo1KvD2ryFNKSVxceL3aUt1rm928LlXTxisaX02/olOAPuWzyNNNoN0EMrXgquYOWw0Jh8Xu9ANQwFDnlYhUlAter94BAuhU35DlRL3g2WBOsd36o11H7TXPay3B7i36YqUKpjVp6ossL/RDTDBSaPLNniIdazwlubzV0HBsnNLTsElt1jjeAnJDEGVl2vdV8oPloy/d0ntt99s2Av/uLgMGHrLSeZnMlPMWHv3ZTS/F4xTmHlLc1/iFAX5larldzR/dojS0N5jdaCtV1+M7TKEBZiGdoA3d8/slewuyZ3NVeelVu+DeCAm8H2reIfFtgOxd0W/Ntg3WToe+CtK1zXpV8zAWNSrmDr9d5V8JeqzdbgkAcFcE8OeAIkaAMl4IABIIAaoIADiIAD+II4yAJ5KIBt5WUOkAACoF4Xztg6Nl+Qrd2P/bAb9ONHTmIu7twdBoqytd1QVlD/7dpCA0UHXro01Uz/xcZm/91Pfr3i8pPi293Bu/VNLAZQLYZfaWaNUr5n4kW1LHiAz4llS2heFs5lUyBUwDwAHoCEXU7oCChmJAgBJUjoXeYAHMClZC5f6dBQKEzfrgPXTcNkrxVcQO6M+XXm3NAPUhldNlUtpRviQkbDxwTglr5JYy1aJDbkj9TmJYY6w4Rp3vVk4gLlSvZonsBnok7cmNyUUsiAEDgAM1CDY27lSTyAYs6CWa7lA1ACFLiDIJCBh87YBXhoHoiDNtCCiDZmF4bcZb5oaCZplaa+1K3niPxZeauN/OvQh/zAXi1dKk5goX4mG3Q6jlW0ifS9RVbW2mVnh9Vp3c3heM7IeS5s9v/ao6KebImt3lXIglxW5klo5VeOgC8YgxRqg4QmVBXu7AOQagkQgO5QaiVQ5opO6+ioyUPWaNpZX9PNaRcD6ekTaV8DXY8Nwq8LNUl7X8Ru00PlT5lObCsu4MaO7LCj1PcN1semZ58GWU+G7NShbO2mVjWG3lV45S6I5QIIjnXI7FvOgp1sbRR4guglBXmoal4WHRZeBVJ4ADSIADYYg9eGYXoFYvNbaw+16SaW6+Cma2zuXyPeCUGO1ID9N6ZLYNzurVbMWfzMo8H2OkjeXaCFa3m2sb822gbu8BDv21DcbhPn01MGYXnwl1q+5U3JAk9A6GKWhH+Abxz4gOBQ3sz/5oAeoAQaB47OZgMJmGOLju21xemNzuiOJuSS1G0Kd5OmBKrCtsZLDeC33qc/nm6YxXD4DdoBf1PmHnHnJlh4PtlyTtjqziOgDuoIf9gTf3PQlAcTPs19rtpJ8A4FuG9CpYR/8BepduocX4Vc7uUZoIQO/gdAkIMu+IMn2O+NTfLyO91mDvCALSp1neteg5BJJeIifpB/yOsa1jpRb02xDWxqnuZfbeLAFWWTPWxNNlC6OuIHHnERb25w3jU4z3WUHGM5X21KLOY7X4cfqGWnVoQap+UDmKEwlgRBNQNCLYCZ1AAZb3TgIF/Yhg4zOiL30uNodr4ddHLOhR1BlumY/9aLfhj3iuRjJQa+4n5p48ny5LZbMA9pLB5zU2/14BZJMU9zRVvzbWbyNNF1gafFo/aUSUhvWyaAf8gASAhv0MZQP0/4HJcHjE3BEA4OT/iXYj7rIsd2dG7wvb3tWy93erfmBPnc5/53kbgrlhFirYPwvp50ugPsRCtanv3d697wdof1Pub36U5XJ+7kkcf1gS/67htjE/5gSejsFLSEB8ACGfoADRjvqjYDEFB44OgUa7fQ4EgChF5vR5fc29p2Jb7yDK/mky15Hmq8Ld9iwjj3lG3X2VV3joV3HV46Tra6nR/1eN9tNMfpmI9fdaN1Vvd5es157OYno1987ev1D/9O+gJw6GJm8WKWh4v382TH+n9Q3kbQZUK9eOBIgqWO5bA33860d1lf8panWwJH7pNP2ZXNNjZfebJd/VC3YWyEcJkXNttPeQvHweg+dcFf51c3ecOn0cYmuJ8vfA7nIcZ//rPzlOc9YUnIZVv2gM9p+gLY7Ko+gKsn71VodkLl+tCfdiK/dueIydzeXJFMZNbvfR1+ciojWy93U7DwgQOPabq/bci++9AFiH0C++0jaLAgQoICFy5UyDAhxIMSGyJ8aLHiQ4cXN2aM6HEiyI8YLYZ0OJEjypQbS4pk6bIlzJcHVdKsadOkzZwrY47UqfIf0KBChxItavQo0qRKlzL/ber0KdSoUqdSrWr1KtasWq2uKrVKXlewqwA1iPDFEAUOAwhk6fpPQ5sDB9YG/fqAQgQcJrwGTRLiABsJQe9GMDCjqjxJEAcuJgkz5UyKGmnK9OjzJs+Qlx8+SuFjHePIkGGC2tfZh7ycJxszFC0a8+vNjEOLdEzZMm7VHVnSxll5tWzYrC9O7p35eOzgypcb/438+eznzoHfnp55K/bs2rdz7+79O/jw4pvCTSuBgKR1BSYhaaOEA5v3Y1Z9Xfev/Xu6QFetq4HX8CTy9PUXB3EM9t9hU32lGEXEDbcTb7S1dtxm1jknm4URnZYFhLWptEg/nSGRxYUdTfhacQvl/8GTYxlGlmKLGFXmYIwzPkijiRhCtEhB+fSTD48J5TOQK/ssMgqLNTZGnUV0DJnHkEOCAkpyHbooHZY2MreljFyqVKKXDI03JpllmnkmmmmqaZUCZRU2gyT0SSIJI252YZgk8qxTyltxmQECAUGBdZcYhskjIFCetNEFB4IBddedCUIlYCmJdcnkS7edqFOGYSqppXIiZoEkk596VFpnHpSi24s9SaiQBmAYoYA/+7wyJEqlViiZhxMK55urmvKqGW5X2qZQPqW11g+INoAAKK4cEYvjpsA5qUhFPioEqqfd5poluJleGm6SNV0p05rpqrsuu+26++4/bUbwZoCHyv9TQA5yNdqWPJXe595cge63DmGGZcEnUElAcgAKTxz4plQCJsYgjBKOlimKFF52brmskhtiCh6k5uC0H4KMmsY5GneRBgiQEIgdNXDIY4TDghvdt61ym6J1Fn9rm46ipTDAJiWEQVAe2/q4ggFS1AHAB4tQmdtulukqmQ0DSHGPFF2LYnS01X08trHe6oiz2c31aja8bbv9Ntxxyw1UAW2Yl0UWe5ZSSn94fWFCV/TxCZdcgAa1jjwFzxDggAdw4PCjCErF56GKbUu1uJwGmzN0ad+85WmgXa12SKh6RqLYOpOcUAYMkABHIEZssCLnFWtOerC2d7jy7Tav9vvnmw7/XYbRBdFs5CIFBFGHLFKUEImypv5cLWv9ZC1FPPGIwrXRpKTsOfgci7+k72TfWLv5Es29Pvvtu/++VXuuN0kWh64iSVs1KBFw26sAtc6cLpa6lF0oabjqRwEeIIMRSMADYWMIHV6hgS3IYIEjGMETPAAKbAVPc+LbkKl0dxEQiep4NVMZ1RaSBEK8jB1RKMQiilSy8pVIhMXqXO46VyUUos0n1BnFDQZQB7BdpB5PaJoooMa7EG6Kc68gQBx6IEUQNK14NnQOFIUAtUmk72OKWAEISmCC6IFPWg0qI5g8B781srGNbpQb4r5SuX51JQOQYJQESAG3yj0GdzY0o2qS/4a8AtTggheUgAi4CJIJWtCQF7zDCp5RpF31DHQpQIIlRmcd04nsijfkWWNaR4IXpGAe6Pvj9DJ3Ro+lUFh+tNkrTyihfAytaGEQiI8QEkMkJGCIa1jC6nbosxMyC0n7yEMebMCDIYZBWapESR4UkTVUACAMUitjTQogg6KZYHxlA5Y3W3nKLhrkjeY8JzrTGZ48zdF+dsECvdqWp3/wcXrjnFENQYSEQjpyBHcQAQcfkkBD3iEBQUiABQ2xgiWY8Hse/Fiq5DGZGdYERD7wzMieucoUEsQVoBjFIl5Bu7VRr4YDjOX5StpHYW60hw+dqECCyEwyCiRIr0Aar6z0IP/diSaXK8qaNopnLhZZT2sl+IAi6EBOcBUgAfcQo1KxiSNULieN4FMnVrOq1a0ypVLsBGC/1qEBAp1HEm071D/yZLnaaFQ3mDGSIhT4yDi4YIESsME1JTIKBcggAYhYgiIkoQhCXvAJAPVhB0PlGdCcL0Om+8wAgbW6hdCMSvlQKihHJyyNUpWGm7NnkoDXqaoxxgNEK96QDAKKW/XjR6aUnhlVBxyDKDVIo7ie0abWVpIswhHKfNoH8hAkqXJksDIYogmiGs4LgXOpnV1uTLgq3elSF51gsd/ESqEBwnxhBuuRp8QCCMh7lstGBunHDUJQUA8soa4MFMHUmvQISyD/hEqKuEEbRmCIGaTWoS8lFwir1tmHkPB0u4UpdaK3iAWDIqpBOm9SRzqby+7Dsq0VCB0IQgcn9QMUIMowZfuxIg4uYsOtZdZC+vsj2u5jFMIdxYU/hEsVe4ilzOJRVOvrJBATeCBU6keO46uQDRsJI4oY3vOGxOGkOUkgwl3Ra15xzDzA+MIrplKOG0QQYwr3eLbJhw2EIAuhbmTBrhiSmbUF5ItMIszO+wAXVbQPzGKrH6PIx5mV66MYQgSzLRauQEBxWREvgsJ2plLyZCCKNKxhuFYm7mc9ZdUyVrfSlr503CrFt0MpQA4DaMD+GkUAhL2Nj9OS5UNdWZACbIG//1SioD9FcLlZH7DC+yDsCBbqsUpuCWQjIpWrrmQ6JIwstuSznUE0MIcWsoMdb2BHDegryIUoAAIxSEEGWGiHF2pAAS943QMK4OF9uGIR3WbAt9kRCHaQoAY3cIRwOzzcfbTs259oxyea3Q52fMIKW5AarkaRgRY4oNl2eEG4r2k1wjQKmKDlTVOJd0sf9MAAmxAFcPkRmtL0wwNUrIMoiLcGAix4ziNdsA/iIIRNbOIedRBCGZgZ6H7Ug2lSEEU87hEPPEAtehMBkcctvr06vJwIApBaZIo0tK+FQcpL/BFumykSHyDiCgaow8UXfYUPkKIfHKylzm8uClF0bWvZw//DFQRAh+i9gg4ekMDV4+FLApDRzkbKQylWAHOuYbwEV5hBaUZRgCc0Lx4XF3v2uLa1ajYUurJ17n8dHxFMU77ylkfTOhZUqTpF4AARUEug9rbHUjAoRsbm9Stpkwd4C7bFo3DvXecdHY20dqAKdTi3dk0ugUTU9LKhWe9R3ZMI9SMJLSCButsRiE/EjBK2TogCHPCCRrAQFjBrRLVf9oYYWMBIpTE+CUjwiXXfW912aAR9HzIKQHx7+YFwv/LfH4MtjJveBLdD+dlhBzhY4QYPZAxZzMvnjQGwidZoaMATEI8J6B0qXJz2fM0vzdvgGUDz4FzWPY/GgchASALTZE//PGBPzjkNau3DZXFBGeTcB25Pz43EiflAAmxC1yjezaGdADhdg/CS2AEA9EzWPgAVmVlEU0kBKmzPzd3DxaUBCAiAIwiEaWWdB97DPWwP19wDDZJCjhWACd7cJhgeyPVBGPRXPgyJNGkNKmiPB6JCbjFLxG0N30HhFI7dPWwRNg1Y0HQMcV0eHuahHmZHpdhLKbRJF5gBCpyHIthL/9hH5q1VbFCU7o1GayAT7fBIPaRACLwXx2HEJAiSQSxY8jyAfi0UTZGX8AVN6AwHxzzWPyDbsX2JQLQMA7wiun1Cu1nCg2FY9MFBun0bLjJAIIwSHHzCC5XcCiHfLqLb63wC/xw8wIp4GDKJUiDAgRE8ACG8wPLZQTQqgDsshAYQggPAwsE9QAu4Tr6FwA1A2Ug0Al5EAB80iuxtVM0oT9EIASfIwtcIAcyJAs99AGNogAkSXQmAQA8MQMzx3C1d1tohYNOIIBPI4xYynTPVg7MIARMspPZATS3MEgKWwc2VgBapAcylwdbVQqsAFfd8YQqBmVHd0kdsQAI04BBN5MqNnRgBUz8gQQ9o0UIaAMbhJBMAgBatgQB4GI9goUYOEUAOgE5ugg5SxCJcj0JegTwyU5w5wgpM5EIKQdeUgFUCgBowwdY13lKhFMfonuSBxB6eJVqmZVOAhVf0SwGsB1q1j/+lCJhOTdpK5dA+1AOsxZ6vpMiU4Jc/8RdKbYz5MESA+UxwFNiIqA3QpF5N1QKUTIKykQAsRBtGDEn0BcL2bUESLJv+WcEGZAAE8N8GvEJpaIAnKIAkCNokmFK2kUA7gCYykeA2UuYL3IArMMvAkcAb9J+UhWE9IAA1xsADTAInilI7RBspaGBFKAA8zUujsFWkJYS5JWDZHdVyWs8yQVXg2RwnEMES5OY+mFYZoB0B2KDeyUIdpJ287UMtjSAuKUJp0MEKlEEcRg0L9uBprUFbbJiU0cES+JmMDA09Ok8k7A4duFlujVAB2EAkMNRFAp1T5eNFKsKR8Mj1LKUu3dn/trgC00DgEpQGKJgWPl4BAZBCLmWkFECNIyiChYLIEiwBkrhokYGCNjmPCUySkzwJGkmVXUqVWgapkArppu3JKkyCHPlP+9zPjTDiUGkSXTIGHcCeCJCPZbyeXYkAvP2KHSqHRIhIJuXnKZpGyBSbkiDm6dUU+CVn+lVEP2Tm+VFCbT7jFkiCKIFmQ2BLPigGJy4CGPAiOcbZIohSDNhAKTDYoPLi/KUWKIiSHRTnnE0ZGEAAOwRqRyiCf/BBBKiBCLyWyshSxLmcic4nAiUAxiUhj+Dgeh4dhiWoUR3oUL7gqvockkndhNEbFzSNRdbiQDCNUn4AkJQGj1wWTR2E/28ZAPEYHVhSBEo6j0qexCLUQrRWWZGtgNYo0bw1ax8AK9oIGkueqgAsxIbh1oEqhDY91RpIAq5wXIxJRlPFgxhFi0IUIORBnmYxUVkmxJDuK7/iYWJcl70YovuUnjiJZUrVGF4WhF4u0D/RXnFNAmAqlJT9aJqWjWGGDGMdrE5YFEZRFIL1kUWAX2W2aUWAgQOQQP/lA/i9wQvlQwYsW8oShLKU3Jwli6M+QBgWSbUFQv9ByUK8LAkQp9O9KQSMUgpEYosB7aOi2bzBWAGETIjqVn6iz+CVp4leZIWVaswloYdZqxQkwwfMbIs1FSogIUPpp4HWgjERRBMazTz0F/+GUUl93qeXIcRtGQC8mgBDaRjyDMciKEIeTAJbFBm1NOsPnpGIPQQoDI2zzoMM4VKYjRm3+saC/VYfHChj2OgLmu0keF3EmacN1pSXOYQbJACOCigdQlrkkZTq7kO/vi7sVtehaNpXeIW/yOVaMRFhMuLH4oRALCwD4dXsWcYN/MAFxYEPSCuX7tbuJsRpSBS+HsdjZSz1oOk4raxlykhm1gAlzAP4wUH37QPQkiM/XNOUuIIGAIICIMADIEA4wsL8cZEi9AMgQADPliONDiohwO8DOF3LOEAgRIElROKKaMDxxUwmTglG0M48ABxpoVryJMDWKiHtyKx8rlaL1ef/ip7olimCZOYqDb5CzenqByxhQ9RqadSakgVBeVrkKrFk16QB1GQBll0WkBiHApMgkCxrtijoLf1Ohi1CFsyAFEmRBAgB080b1F0r5uLMhtVnPiqcQCgCC6+q9+zDFyVkCQAlCc5Z1/EqQdwoVEVvvkLX8trrR9BTpdTudbGTH/6rHIXVGiPOdcmR7caRveyJnvRLYtCxnuQJf3yFHPkxHXtVHh8KHS9IWAGyHu8xG/NNH/KxVyRyHSNOI4NF5gUs4rSlWv2rpunxHNsPJNPRHs8uKPOHHO+xJaey7QaOJ+txevRhfSCyKdNyH8aR7dKRLE9y4ETyppFyVxhpwKry/78G7C+/Md/kyRr3sTJnsiBnHiQLMi8vMh8z8hxJsySnsr08M3ZxMy1rMlsisiF3cidrmr2kR+0S8ux68jkjsjQHcluich9jspKuzyoolTnaGA4Fk5smrMxOaZbORnEoC64ZFrzlEvOKon/x3ukU7MYWxPNyFF0K3yIMY2U+Q0ApRPS1WyF477JxX4Xd6QZgCyigrwIcQiDAgvKNn2ZuH85mLaFagHBNzZ9u5kAMozW2gAK0r063AAKIo2XSAcGiDUtNNL0lIBKy6kahrwQrJUAWcRGrgdYJACkgJA1eYkEMjcxlbYqBQs2VQRJFzSRRp6tqw9jVAScAABRkgZR81v/lBBtjGK6tOpkGJo/NGV4ZyuCC9rBRAWt8uennAgAImABU9wAIMEEZgKQA+IiPrOHNDRERnKivLMS7bnFDta7ZUOwdlvIqE/Mq03FnlzItf/Yhq7Noi7Yfn7Y6h/Zqn/Y3lzZsdzZpg3Nqp7ZnjzZsvzYx4zZqDzM44/Zs67ZpuzZrf/Nnt7ZphzZn+3ZwN/dt97ZtOzdwx/ZzTzdo83ZrH7JxL7dsc/drz/Z18/ZuL7d2f3d5e3d3g3d1P3d2/zGIDD</text:p>
      <text:p text:style-name="Standard">XIPqlDV2+XAG8C2EAoHgSHtUdhaelsRlaXNu+XXtKokDFPDBuH+F5Rm0ptxgx9OcSQmOxFj8JkEqdrzsH//XYuvbFQILTDG6j0urWD8i0qZr1mb24AQVQ0h0fBBgQJ+LX0G4T4s6kb83HviixrxjBvxNWBsrrUrUmw9lyc4uEBKqDC1vBcUH5uEtogQQSRxAkar9AnCSvvZAiaB0iwzm3P10Q2gyFsE11m1PmMC3pNG8KgTFrTQ4CZmGno7FWnRo7dzZVdA24hkpOCsmyQtdaB4eFcPmq4u8rA6apUGdcrWaKxWcYuoid6OlWzMc9uPcsN6dWUxu6zgeeISQAvInHUDfATIvHITCe0AI3WRvTepOdEgXWSKRq18BXf8b1BDcCQQG8vJbB60HbfoMLsBrQiAgCwNd7AP0wx0BJn/xeH9Le1AzS2gBG03/zl2Iu/3/iJuIi/gfI1n4R96nR6VtUmtRLvSNXCORQWuZHDYQhXLZJfpEOYFjOZEoRLGUKuKH6+iofVwiNUZdNcXD6G4mS7xoSoubOqX2lQMQzK8Ack+OIK0YIehOH6te8mTxDgnPZgT5FDoRnSINYGSYMFXR1cJ3hGx2A51RinLmYD+ChC2j+8QzFMw8m/g8mj/DSovMqzfMq7vMvH/MnTfMvLPM6/vM2rfM2zfM7LfMznfM/zvM/r/M3/vMv7fM8H/cwXPdDDvNPjfMrHfNTnvNMfPdK/A9RTfdAzfdYL/dbf/NJf/dPX/MoTPdpr/dc/Pf/RD/3Ku/3Yw73YF/3YW33Tp73bZ33L73zcV/3bY73Uz33bh73c5/3fmz3TA/7dHz7dC/7Zq/3X03wmfJigX3vlC8fwYph7NWyM3FcQFBYBtCiVEZlCj7x8g0QpVv4mkSnKfPmC87NAiGwNPIMxNScAW2YSPAAJ2IECcNGd3sAkNOqysSkdgAhBxHRqmRsCQAAsSDu+vUwgEGecdZgBix/3LsStJAuQLQKgebnqp0QET7AJFwdBOAIL02AYhmFBgFSg3QoVW20N1iKBwudMeKh9WuRkWChDTIkQZ03LAUSaNQIW7etnEOHBfQgXLlSYsGE+GwOklAgDcR8oRSkGiEr/A4Kgw30c61hs2LDfRCkAIoFC+VLREwN4rgjIty9fzpv95oF69SoPKJeuGI7qR0CCgTorP0x6uchNAilpTNB5eRArxKxbtXbl+tVrWLBZT5Y1e1Vs2rFqE/579xYuXHxx6dZ9N81uXr1058btuxdv3sB7Cev9+xfuYMKI6you/BjyO8aR9Tq2e1jw276WKdOdJu6uZsOJ+S6+TPhz6NKdETOezNkzZNePLU+bbNcy5sagYeOe+zvTyYdnhbMlLnItWZFl8+xb5GpUihAjJHjYaXARHaL5SN34MWLEEw+LmrtcuKif0K7H2aNNvr79oxQ+sihvf/8kevlI6jN8Wfw9/67+cy6JFkiApQZLDgIlj3kWAsOBTxLcp0ASYrBgElAymCMQKzZoLgMGAonhAX7yGOW8DAghAQ4L8klvHzBEfMGIF1h844VGCmjuJFcUgCCQKAopaJKczjtyuJMKSMGDVzBq7z0NntgkDSJCQsu5fuhYwYBNAPiAjn7Qa2gRUA4qyBUu6/jSvPQKSKCMe0zax5Wb8qFjkUU04MIAphzJwxFF+smnzHnG7EehMguQoAw8ALDpLEKzICAL5/x7KJ9XtKTDBh60sSgnRSxdSKUSoCizIIM8GEAWi1wiq1Nt+oikrAUNStOAe758pSAxER3TUqvyUMiqfE7klKISTLhuIf9Q3pRzjZsMkha/aq29ttoAn8SWW/z+GQLccMUdl9xyzT0X3XTVXZfddt19F9545Z2X3nrtvRfffPXdl99+0y1imkx6dQ+++9bC9iGseiVvnzzq2UIG6kRwaiEeEfIOvCcIyO7SAQFkS8BuQd5PQYK1BSujfeTzQB4st0W4Yz1XlJCSilPtRwEHApmwQjssWGhDEqy4oTkZR3TRuTxkJuGTC6XVAAEH7HiAlFqMapiOfMxETkZYLnwOUTqdc6lNiOqpgYIIzFCDAIrfw6+AIO6pA6Sbi2to1YrWWCIfRW7KkyjzXiw1DFKaW6SAJ8oQRRRXqT2pHi4W/7IgixvKmlD/5HBlysmvVkiWiCWsivm8PCZq/KJUQckJ2YrCcPCmPJBIQJaSLiorugE2UXaJ5y4dZSPdS9j7oTwLorYg84aVZEFQ8h7e7oPilsJRSAcd/WSQtc/+YJi53377f/QZYvzyyT/f/PTRB1f99s/34/313YffffPlX/9++u9XX//6798/fv7THwD5R0AA9s+A/hsfAhGYQAfiz4EFXOD5xqVA/FkQgwasoAH1h8AMuu+AFPxgBC9IQQfCj4T2C5cA5YcJfRThHQKTVpLOoi32fM8/DpFWseohHerYYGGJ2scN2jCCOzwhC8b7T54sFTKRfY+Gx1lZy3IoMuH0Sj4+aNlw/5IERbMc5CZ0SMKK7FADSpzIOamC0M7OWKELAY0BQvvQIkIUCHZEAQnA0wAgbPSGN5BodaCAGgnaUYMhFetMSitLhVj0gAI4qCEayIACzngWBaAhAnyIAAckkCooqQVxU/rIlZaDEPRIqU8lAAEBgPKifkjCA2Fg5ULeFA9HfeAms4vHJuqwu9ctxCqDukk9uMSUWmilbwT4QBZetJAXcaRRNTFPfm5AESlUhFZ328foXAEKwvFqmgvhCPWuMMtSrEAI13TdqxhSgDuIQleRoINLFOGBD1xpT2WoyCq31o9XrCKWBCCTJTxAAFJMcxTrUFMJPiCJsixCEZLTW+8mkf8Hf8yAAOG04katiEOOfvQk4vMDJvygD32MtKQpJalJS7rSk+rDhSZ96Uhn6sKSmtSlJ12pSlOK057qtKcxfelMcTpUmrIUpjcF6lB3qlOiurSlMmWpTWXaVKcqtahGjWlLlYrSmmr1p1Y9qk+R6tWlTrWrL90qWWt6U5q6VahjLWtT3+pUpkZVqFr9alRlylWk0hWwP/UqXmHa171WtauBPexVmYpUu1Z1rj2tq13helfIPravVOWrYQc71a/m9aZWpesQ/ADD4HAxLNlKLcyQsw9J5OMGNbjDCGRwh4iBZ7YRk4AIHMG8uIEHt0YUbm1lEAcfaPRjHvWeWrK4juT/gs8+LtlPpUppn+UeJAMtYIARGMAAG3mNu0YwAiMmQZ6cScgSFDICCXzmnA116AYVhZoDYBEIEtQoQoGAgx1jsIUXCeVHgfgEi1j0gu0aQQHyIEs/QkSCN7ADDgb27nej8AxRcaURFNBkBKbwhAunpVpvKkOVCMJO/yivmosTRUmYAIABKIUpbeKSKCoiBCFsQgp1YEJHHEcHOvhAAgBoMROEgIqKCBkAV1ilk07EpxyXoMUD4EQZeslQJ2nFmx1hXAkiwSyEKGIFVxCCkIXQp5KImQlX+IAi8kCHN23iHo2zsQHiIYU6r7MsigBzn6gHZRvTJKOVuwEIULHLkpCZ/xM4/hJO8uEKkuxuzGoQgj5zXJNmboUjNMZDHYRAZFGwBLqh9uLbrjVqUYNYpGV1LFGNqmq3tvrVsV71UFndaqLKmtW4xvWtHatrV78616rmNbAlK2ysEpuzhp2pYJPNa2EHm9m9lrasgU1rZA872LB2tbRtnVZrr1qy5PO2r73dbW77etnOprW5o11sZrtbqvAG97nFbe5sD0EHMYzecWzIb/B5rCEFKCJwCU7w3fKIiAVXeMY25iAnPvHf1spif6LYrazoh0kKBrgXLQmBdgSiHX58QyBITnKa7UMROWMjhVYEyH0EzUOTGMUoVOTgj7MD53B4wBws9IA85OEm2f8lAcjtyA4/fiIQf3wA8/aBIgbHUeRRfwMshOTJhoBCAQ2IwNY5qdooKY5uAvhTrXLovATcIx6Mi8ed73HLWgxqHxqIw+LU6ZEreCABqMsHikYygDJsYhNGXvvaA4+KL91kFJIIQhl2GXhb9jIeXO4dcWYnhU18OpuXEnHj65z2TaS9IiZoE0fQLoV7XF5OEgBB5AuXkEH1Q8RSUPs9UEETAfAjVfnwwB0Wt4kyoOLzjLvl1vq+uF2uOMeVFgApIiWJFeDgmvC8ZuQ/AFLrcyt71wfpQcRXvv4tsHzeJ5/4vW9S9KWvpOhLv/f7t/56f1/9to7//Mt//vSd1P70Hz//+sfff5aKe/zaD//C7/zaTwD1z63OrwD5L/wmqKzUDwDN7/8GMALbLwCHirQCUAHrr33KD/7ax/0GkADNb/3oxwTJz/5O8AA5sN4KUP8msAJH0ALZ7wVhkAIlcANf6n1u8NV28AYbsKs28PvSz7QaBrUezt9QZrlaqx8UAWMWzuBOwVKeEAqB6wme4crIztSui7lSgD88ydQqzgfmY4tcBvu6AgyABOnYoegEjB3aoYwoYR7y4LzMiEIMBA7i6+XiyEN4JA8KAAFsRL9ypADcyAIOAk/mS8BIgBHhYL+Q7hN0zikyRxLqIUQgwI/YYcCM4AYkweGe5AEwiQNAgLpA/yzE4GSUBqaL/AOWQKBLrgkPSoAlBKAWLKceVCLHvmQJ3kTv0qialkKdghEW2eRWPMAV/+7y6mBN9maGumIUTgdUtElKCu3OZE+d7kFObmdBfKAHDKBRSmINCOBZotEsXMEVbAAE6C4W1YwURqGfXAsdDYAad2cW326b9sES0EkpZMHOKkLNaqFSwMIoPEACbozG1iQS+ObUwnAhuZAht3Ah/iGl9o9+JLAiSVAESxCp6s0Dw++mKNIjRXAjZ2p/JtKx3i8kVRAIwc8kMTDcJtAE/U8kv08HSdKwQPICK/IjOesCURII9+8HRdL/KrInZYoi/c/+MnIAWxLYWpAnpf8NJTVwKSVQBGXyAmtyAm+SqK4yKrWyp4rSIp1y3nDSqEDyIlVSLDHwJNGPKm3SgzayJavStBahGZNwtYhDuUrpoRCFL8MkbMJmIRTBeACn6fph5lDEHTOibKqoo7SHW6bIuiwuIUAB43zAufSS42pITO7GSYJpH+YhTIxCacoEIfJAEhzK6RQJK/rBFQBTEvAkT9hMVApivkjgBVJgEV4BFMJEAxQgjtpBFTZgOfhSa1ZHa1DF6vJjESoqD9jMYLSHiQiFiczQIShTEgTTOZVGPRZhFKzOKrozN5UmUPaBFB6HV64min7iynpiEsQkT1yCDtgsN32MOIzHFZRowRr/QlTupIYe5yS68zx8wkkUwSeaiTGbcDZThjJxgkxic1iaCDtQJE+EKSco0zTzpBbockG/yCV0k2HcU/tC9Dn7TUQhjvsa8CitjSP3TyrpLwRxsCZb1CjZEihbjUVZ0AZhNCjzD0dn1NbUsi13Mi15VEZhNP2G0Cld0CgvEiup8qfKsq+kUtkS0CN5FEbpzwFltEh1EiZFctpAcAOVVEZfFEmrNEpVdEblR0fhjyZT1ClDEE5ZrQWHsNcycCSDdHzy7bRMhjG/6C6tJWS2oj39Ey8D8yaIoj2sLmEastSgK4uoiAkj7iwetWNMdFsK4sNy6CA0BYwaxukiQlQa5kia/5FsGJRhPClPQsRrfoaLfAQC2OEFtoAua2VgFhRFPNOJOtUUrcUlBiZlnqvpyqZX+U6JyoQ+rSKcfq5ZbGZacKJO6qRD4S6YdKI4RYLvzkMVE0JrEAK59BI+ccKfGBRJyoL4nKknqks9EPVOvvMkwoQh7MYgEIUOhsUptARCl6gfmuPS/ANRAydlHISdHrIhs8/rBtZgy6L7TrAot1RKoVQpScsmgbQmi81M5Ucj109iLzYlORIt1xJiPSj+wM9Ou3IqO3YkqXTdLvIqMfYEs1QHv9J82lQntfT+4nIqOfZOsSorHXZniXRJ9+dHoc1Lz3JjHzDeGpYmWbJOt7LZzv8UY8/UIpWyfp72TNVUR+tvIudSL2voT/2UYMmuUDEiMheVbFsL4CSTRLFl4iKzUbeiTPphuqor1MLWLrcWbLmWhhYVJgIsBIjGLOggat6gD+F1OPHDuiouUt9GIZTwhvrUbsNWb7WpUv3tcQu3YAZkce/GPtgWtR53FRH3JQgVdCWXa0vUdLVwV0+3bRFCIqWSToGSZW9USdvSZ4+UZsWy2BgWa3VXdtPUBn8Kdj32R8n0RtdUTH3XTqPWYs003qgyZI+NI4Xy3HZUZWO0ZgMIYq/Ud6MW/CSW1/IngUiwd39QZqU0eSlQSK+3YmMWKCPwfLO3d6+tRZm0B2/tTY3/sggfNHVRFwkNFz6UsHMvV3KPkE/TdkQd1QtLJnGNgz0g82wLVjm6x2MA2Gw/BjMZoh/SkL1qoAAW1CoUgY8OxIwsp09JbWsZF1APGIUFJHPzc3L1toUxd7XKlm35l3Rr+HM7JnIxmDpZWIc11RQlWGCH2DFV2GAhEmF31mhvEHd9sno1siOjt0brl4mVeCVrFHbJ8iup2Hpv1347EGU5cCcjtkt1VozXMiOXl2OBtgNx1GqHFne/+NviD2a3+GZp9C0p9ku912SVmH5B0kfVktqymNvE99tmtATXeGpD0gYhUH1vFmAEBoIdt4C7lnQn+JJn+JJH95MMWG2Z5DI5/7lQwaIyqYiGGdhPGzeCG1duN5c6DaLmBIxGWoAREKBGhu4T+vBJ+hdvX3mBhdiSezmVh/mCLXeYR3eHbZhzfxhYX8ZuIzeZl/lsaziTLVh1TdeTr1mVIUJ8WLRNm01K3/KMk/R32feRJXYHy/Rj829mUXR9oXLb3phK2fmOX/T+5qeJadRH6zgoe/Dd4phik/ebq5hmjbYG3dlGU5aFFMh2fbehDXlHY7aKQ5Cdbxd6+Qcr03dKTxaMa21p2xL/5hJXg1mCU5iCV3mHeZmHY/iUs9kuoYhSWRqVz8I8piuZ/TdQLbmlX7h0q4grzKTBpM6+SO4NjEA4AbOEZ5qAqf+5bkc5dXPalWP4mbdlp6FZgJt54w7UhiPVmJmZYC44h1GmpImYrPf3pY94bokj1YJ3TtU4kN2SeeGnFeBhCOZ6COABHpz0kNt5TjO2fPIahcxUqQgZZuFyffJ6CGIBpmJhZQ0ZkDWyeFv2Y0t21tpZ1e73eEfyBWcXZMtPrxW2eXfWJJNyjE0SsvVZoOdto3l2KimQfDCBrsO5tZ8WeJ/tj5vX/YhWo1+3s2V7tCWofV/W/IpwkrfZpac5lZdZpYl5dU3YitbWUkkZbjOulWe6mr+akmWYq736blxBRfroEzSRRpDgV39YlF0GdL92gU26p31ZhqNolVmZklF4uw//l7sf2Kcnt4K1KYc5iqm1+aOOG8AruZtftmHhGbIH2rL9gK7hYSJ/G2jPMn4dcN1SlAcpfAWnOJDvun6OFgTj+kaJF597Vn1ZtgHLuUmJrXhV+6Db+p5T0CVrcMGBdLCBG4Miev8cPPzyumq312XJWaAreiWRN6E5etuY8o2f7cKHcggi+VD2t6QnGaqxe6t7uXvy0ohh2guTKK3bwyV8wAO06KaN27yducxz2nOzesEQRc8Ec5v480/iW5n/VKb/u8rnfIV3WavRnMqBmILX22sdt79PWM+nnL/zO77tG4nLmtGD2crRWr3PYq2lypsj/MC7tGHZZ4wZedhWPHuh/1h9eFzCtRJqy/jH04+04AfZaDKgs/KJfzK0n1RlZT2y55csXdxqcZ0tTbx7NRyKPejYGDmc3RpndVbeXhKu65mCbtu0Y/0qodZmHVtpq3jJFQikY7yzlxh455JQhfmsnZtyK5eX6Tvc2Rvcnzvjzvu5pHuKqjvK8Ru7z9uq5dzO92ESrII79RVsl9upcdqsyX2biXncfRmlP6lyr/qk71aa27uCBz2T691/B/x0BRzA36PAbzbYkZ2vX/1G4cEFLgDkXQAT4ip8yU/EUdIPyCAAdgADZIBqM5vC75kkh6ACcsAJBqEBgIHaDfzDaz2je5eAlDfm8xlNwTLW7xi3c/90BRtaxht5fZ82eEMyhYL+xTm9AmDg5htgsKtXe4/3fSvW2H3cYUv7kFkwaZN+ZMsZ32LolxH9qrP8f/l0zp36yotYykUtpiXVy1XGCzXu4Of+3yuZ3ns6rHmYKFKlOd8TWPbc7q37rL+dzvX80QndvvH8vZ15uQd9qeX+csu2mXP1YBtd9N8+0Ef/3c1i0oUy22kX3N50XFrh4zvgAqogsUf205VNikmdyFWe5WWAtOjaZKNdke3v6rPeD4g2ZMcS013ddbONSql2+aUXxm29jb2YkHM26k08aQWLLNNYn9kt27pNkQv7+Gve+Jkd5eV43TybS7G3e7NdnXt+1nj/Pu2NPeqbXN8OmMzPnXLTO7sBot8+gQT3GTyIMKHAhAwRFnw4MOLChhQrHnyUwkeWiRYVSvxYcFE/jB7kgYpoECJEihwbrkTZ8eDEmR9TyoTp0aXNmzZbxuz5UyVIhIiE3IsnJanSpUybOn0KNarUqVSlxJNAYJRHn0MLAnXIM6dOnTTBcj37M63atWzbsuyK061csnD/6Ruiz89dfXnx8s37Vy9evIIBD97LFy88xUOG+PETy8WRDheqNI711y+mvYf1+hnsuTNowIbJBNiBQcYQeHr5fkb82m/s0LBJ462Qw8mgBpAT76V9OLhrv7CJyz7OOfnhvsPvvvbN3Hdr/+DQSQP2nJj2ddfNkSNnLhx8YOHLYzePjv05eeXs14t//znWkAowdPPGbP5v++S+QRPmX1tgtgmYHnGFEXieeY4tx51+wT3n3HFFvJPJPorAxZFQXMWk4VBmeQjUSwx16BWGNalFookqYYSEJQulWGJMJ2HkgzxlWSRUiCeCpWOHO8X1Y0sivggTkWGpCGKPO3ZU0ApCWHWPKFFOKWWVVF5pZZZYbqlll1x+6WWYR0kBgg+L/Kgjk1vx9FKOcPG4ZJs1wYgknXbWieedHObJp54d2XXgcwoKalih271WGCYKgMHoogoo4MKi4T3m2HblQdcad+QNYRpqqhVGXHQJVv8H6m9+0GffY+khxt2q6P1nnKGskobddbFa91txhV5K3Xq3KsifdrLKdmioENaKHbEQelfbqtM1+Cyyoh54Hma4pYpJtKPRKmCumaLH3KDCActgZxECaKB1vTrH7XnQDVHENJmcqSaOfLIV41j2iljvnnTOVRFJ66DpL5IsZkEvkW6OqGaJG9ob5Ik0+eSVkGsSnFa+b6WIEChFJXVUPCGPLHLJYx51zz1SoIzUUVKuLLIoUCJVMswnxwylKCVLWbLJPbOMMtA+X0WAIgkDieRXR4rFcEUOX8w0wFJPTbXTJlY9NYx2fddsZsEyG6teVVxA2QVeUHZ2ZekOAUYcoaz/0FiA5bn37F2dYiCHH6zZqmuszHI7RCzX7vaYfKz6+rXX4eoqGLno7squoGHTOul26kaebrGH6ypeuert93euoXYHeunhJe73fPURjhmDrSEOK2eSz2p5t5Zniqi7AlbqOK+QT/qfYBPOS8fVPuJ7r5ITv0nX8Ryj2KeKNMrz4fE/nbnQSUiv+fTCYd15I1oEa3zT8nCCX32SDUf0Sh770HESKP2c5Mo+9Ntv//wGyS9//vcPxL/s6Y9/AMRf/RZywH3UD4D6q58D/TfABhowf/lQhFZwwi+rfUhJzLNekeIiJ/SJMHojLKH6mkfCFJKPIoBiHHvqtiz9tOoui0EE/9kuYLayUcYyQ2gFu1xwQx4OaDrp+tZnYsOp06TmMXdZTROJs5hWLCZufQlcE7MTC0qhajfAaAyhKLUYz7wGHvqYYiv+o6nGwAMTU6QdDF3DxMbwrnA91Ee2FtOX1mXGh2W0o17IKMfFsOYzXkxM3Aq5GkKuJm4FKqPeODNFRhoSL5i4Y3Zow8YFtdGO4MkUJTFBxdeRMRag9Atmmvi6Q8ZtM3JMjLVyQ7haLShX3CLiDHXXu97Jzm/dieEtkXW6aJ0nePCikNTQ15YVYgyFD9OX1f6FNYTQaCPbY9i/MlS+Ey7Nmh90S/gkls1sasxiN1pLM8XJPA12E4PrXBo2d/9isWNGbJnjTFqckLe+8</text:p>
      <text:p text:style-name="Standard">SHtnNHspz+fqc1/BqVOW3MXGktVLsMc0T9+AaIXKoNDHD7UBT5s5RCA2AHKKECOakTdLg+ZmLvJIBMdbaWlGLM5vOCHMFkUHCx5w0TA7C0zjfFhek5JGCrKcHS6HIxibGMswfyqOEisVE2Nsxo8OhGQfZwOHuHRxrlVcW+9AanXGKnT8eT0p3iEHE1ZUzlJbkarl6HVt/QRC/lssQHAeJ0RTUc6zymrQTMU5ngsRddKnQtxDZol3aozBB1QCHvRS2by0Lk876XPeekcqAk1dLAL2jNj59sXOBX7QWS283tRS5/SIqan5xWsYigRX77MpzT/0m7wKzlSWGn1ZaTV7glqob0aZ8mZWRXq9rG7tS0ze6vZtLRwcpfSHLW0CoaxVWFslWGuc6swgcqAIW5jy+hDq+ACMJxRWZnDXV5iI9KsGlKGhCQjLR1pK7+sNaaEvGtT10Op9CYnP86iaxX3Kp5MmVc9EHKQ4n5KoAepsjb7fdfuTNqcwrRmjbO5FRxfF2DHmNd2VBwrR9tr4ZwOR46tGRxMB+Q7GBprQHclT089mt/ztsuWaIQW34J3l+HNJbjQWyE/GztQgIr2nyShXjURm8534nib3CMy9EC7TtJmUJ/lxBo0m8amJYWTnfHk5pTp6dgkfxZPaTIywJ4mWy8L/3TMAvUgmdenNdEZCqGP66RsFEC2h94whzjsgJw1ukjJZHTPO6ROfzgTCwYAwQk7KDQfZBBevQ1GByToAqELPYgIyGCjrYBwDxnQBRUUutBN4IECMOHhwvlBBznQ9CA8vZnPHMLRm+40IwKXxQrAQdMoMAIMNL0DFCiAiScegqAfbWgeuMCKgfv1pnfAhwU8gDCVxA2tEWCHCGz60NOtQAxO8GgqKFvDDjgBan5AahU82gnKni9fdNBtXO8g0gkAA0n9UmwKABvZI1CAdUgtbUgf4AeaMk+nBrEAewenFbPeAQeCIFJN1AfSbFh2K1pw601LerqVVh22FEy50mVnXP/nQtBZ34hX94oKdsGC69qGM7xFTILGlPVTkZVXTc1i1rK8XVFGBgbkG28QzNzsnjYTm7wmzxPNua1szX+82DC/vLK0vSduu7xjdlo5x1M/OsWuDCKrA3frvCW61p+sluGumVi1y91x1PiZ5JYtbXRmuxf+cQEFkLQVCggFnzN6gWGTF8Z40UEl5g3pLni7CaqBt6CPfexBcOABYyUkGRaO+FwjAhjrhUwFSGBqFLjglDpAhrqPbYofDOZaOziAEoCt+Wzpp258wYQOII94FPAQXhGPPLLbMJ0KvEHTB5A34k/dgkp8vtAHP+QLvI2BBng78nzAfeBA2Qpj254DNTD/pQ5gMfxCa95wQzgEtiNPBU9nUafzKbXBgxBKfRRhdTzARKeasIflHxsDbTg++EcABnio9aV+AGVcu+UsozNEmZFLJBc6xlFfwiQs9dVXchMv82JYLldjUnZjMzdbPedbYzZNynRYsCVlYpZ1WXNbWmZm7rRZVRN1WIdZcqI+V+eCnYV0qZVb2PQ83qNzLbdZ5HODZ8aDEThkPZh0JFJQr/J/rsM1Q6AoYKAAy7VcLoBdS+iEy5UATFgFjlIFdnd3eddF8NEZfvdofKAFLIAF30doGPADJKUX3ldoTmAKDZADaCB/xZcYRQAE07YAOdAAFBABl4AIoPZSbdUK9pdr/8vWGM5WaBGgBTlAAbgmh4YobofWAjkgbFvoV7tEBnVoaAsACYoYASiACIGzfl+4ACGABplWaKmRGIboBE7QBBTQALXXBKZ4AA0Ah4R2ap92F92GbOLmBEpAi6a4A1PAb3wRC4eAiZHmhrVIfOgnHySwfHzQACxQiiqwfXxhjGuoBG/4fU0ACfcVIWpIeIETG2pohkm0A6vIhrT4fYPQBY6mbYoobsj2A3ohOKvDVpDRX+sCPPhVKuRlOyvWKty1OAbIH7BjHrYkPIPFcqM1WVWXgUFoW0tGc1wnESziIkBmTh30WzAHZV13gh+JgaiFZEfndVO3dDA4ZafldOgEc/9Ctk0cCCcOSZJGh4EtSZFfd5MxaJM4CZMWIXZE6GJcKENqd3dFaZRHiXd5R3EzJSxNhHk70GlgsBc6sHun+CnwEIo7YAbzqCqMZmr413d/B5VgKR9DkAn9Z3GEgwmCqHly1ApP2QT4V1HXSAWqAQ+GGIzo9xhd1ENvRRqkRmhxqV12lAlrhAkupWlRiYSNsWqExgEukC26h2umkABnBA/XCGmoVn6aZoato4va9wCPQVLOuG6edm4wYGg/kC16UQF2YGo8AAyYEIq3WEpmmQnTRXvEF5qPEW7nB2+BMZvi5xqtSWvD1ik7EH6fNh+eN22ix5jeFn7TpQ+hhjuVgyv/EHadzeIfJscef0Zil9MutRSUq1eQfSFjyCOBWTYk6qmT6pRzAcVjKVASy9SBHfmB9MmS7XmBQDeS8Pl0+pmRFsgvS+YmikWDGwODFZif9cRYA+pPPNdlMQmEEzpjDUmhKjSEvrQfIYcoQwBnSGmU//APIJp3HHVFCaUXs7kAgIAJFUd7ZThSPVRwTaCaijQfBRd6d2F/4VhTgMQaLpUqmEl98dEKs9kAUilHhph6hkh4YSRH3NceQ6CLhMdHHKYPPnSJpXmYUmRHrTClMWqIdZlImwmaldQYX1pxn3lwh8lRBYcB6DcEmOcEZjhWziGZO2AKQaAPjzeWZflucUNw/5rGAfOoeq2QpXVZUdDRCq55fr8RimJqjrk2e5yCiTz6SoSWemnJG6o3V+1xkBtKX+SZgIeSYKTTOdxpkL5jGII1L/mQnuxZgmKRgjupkTuYk5B1c541gSxYZECng+/pJ0IHkr2qgsBaWAj6q2jBgRvCqxyUkpf1Jsyqq+7ZdFo3gihEqzx5q7qFg9oaq8I1LIUSgIlTRWonoucqoneHruuartZVBbjJRy62nbpIp660GvR6hvPxdwBnbzRFqWPZCqS3fVyqHvVoH5qAiQcHGYNxbXkZU3lxjXRqiGZ4Vd5iGKshsJtXGzVVcAcHDOoCmLm2a4Z4cPvlBw1LBSNQaf92lEROQAWQAEj2l7LtkqWE54eEFnCplhdQVbMjwCnsV5scpa+6wQNSSRrOdmrSyTc1KwOuAQ+6eHBn9G8N4ER4kZUcUAVodRexUHCy10Wh5n9sZleaUleicqoEeToMAi6uooAuxnovVhznGaBc1q0eoqASmZHG2pP9tIFA8qo02RL5AApH0w+FW5MAup8LaqxvsVq2Cqvb46DJGoI2tmVQg2X9sp6/5asoKYJM9oGOe6EXCnahi6FqhnHBJHJ+AQ/myq7qyq7oumdxB32Nw3GAyqipNytZmhok9X4ykGqhYqR+8Hgu67O/mR3TCUsUMGh46pyp2LUu8EdlZI5LpKT/iOBVZDRhgvSzyKkaiLFVSsqifUWckgdqVal5HzsY9meGfxpYf5eyi0Sv3fsam7F+6+azvVtJ4pqVDQCk64YChLhIjfF++dpUSqp3sxKyAXepO2Ca5kh4goIqIhsqDeuJhWiPbTV+8qpxjrNxHjee3sU3LFaEqOqpaitLKXchfzuRFgi4AeWRtuqtXXEw9HKfOgZOViYJxQMTr7A/9ZSt9iSswkqslbu5I0R0Jpmf1DpkHuRzRSyhcwKfMTeDW1d02PrDMYzFFmrDWYy3PyF2gUJ2yhFDgtEKmDA2r/sPD/V2aHyueMdD2+WP+QW+dUoYIsW7SvQpCbZFRXs3zTt2/xG8ioNQjnpEprY3f6phwK0THzGQfd9mjocmkHyBKlTwYY2TFw2LtWRajYKhvqL3SOXnslSbi962lWeFvPYBDyJFSvjRRINTtNu7hgfQBtP1bllqyMfWlrASOFLqbVMAN/qgA3jcOokGGB6WVj6li14LyrFUYgGigN11vCOMtikVkDIEkCAsLbjyfwlZIT44q5ordUcsTz8cuj0WIyrcnw6hABDADlFQCPMwEBnAAIHAAjcwCc8aTd/Ec7OKW0IsF1EXufsUkT/WxfcEZXSxZQ9ToC04ZuW0gohLukA4uqRrQkPIOeZWKwNpSED0ul7wrmfMxiPq0STlShx8RevFpv+lgcdninz8prYGjK8tSihWRHqbpnm7U9O3DJUycCrmd74lzci2V46dnB+cwacpm0XDpIvCOB/mC72/oYulbF4WV5esRNSI8hnrha/CAQ8B69PDFguv93nU1kOfqdO5Bght9R69y9K5BpkCrEQEfBv8ByHJXAVfa4/9Ry0iTDfuUXIASaoilnEIWIkmhrYLNUPwxqqL4Kp0W7cs/Kxm9sLoua02VyNPXJJBXFoK4ACBEAUboD1gMM8xsAXuI2TW+pH+vHSUe8U/iMSVG8UxWYJMPMXOeiTn7MIA1dpP5s8ZxMWV3VuPDdwF7cXiujnJ0p3oYV5LaJQezQhV0AGvy2f/Ho2bo9JIWgRLRctG8TW9hacLLa2zjIS07UeO/GZp35WWEfCanxZfhqgEIRACchDf8y3fqvBqiazLNdVHTSQf5a03pwsv7gtT3Mew3sYBK4C8xanWo/xthXMX1/KymRTVniwgj8obEevHjePKoBQLiyHWrXakfnCNYAjfMUDf8/0A+ddfhThr/ArhRzrMKx1H6+VIjmF/FbzMmwo2AKgu0Jw7bDbNUmUsAiiecfxGH+c6MWZMc/vNIUmBBpEH/ZAPKVEADyADIyABHjDl2KQISGADPzACYT4CMrACBLAIdJAPU96f38qDfetaTV7bPMHZnv0MKSzPb0DaTOdkI6jP/w/Zz8NK2dYT0Mo60BNpWQmKrCao0NCqkmXWTQ+9txE9oRMdurxVUKfrVd4lVYnRChgVu3W2Z9LtrhtF0jt+HGR0p7n8XQyON/3H1t4bY/VBybHQuyumUoODBuZHm3+RyDTEUYPU08WJU/9FGmdkqKcRjl0FIRFsmhd7F89bvsJOGH5A1MRI1THKy46MHp1Sl6mM7PK7F2RkpH8BVe/WbWV4hiJFRo8BVYvEF1wazWlo4AhXh0wtR4nmRJWXGXaN1/aBwccizTG0j2TXtuDZSP3mHQVIwrNEgDmVco79uMQNIim8CItQADUg5lguApLAJv1wAyGQ8RlvCCuwBPnAw/+xJdxcbJGgy1gm2Q9g0Nmf7QjuAwjzHAL2/Fq7rZGXC6A+p04eSXVKF9s5MduNFUJxTvR+e0KL7sQmxLkRCpG/LfVDr7fAnTU/OTtwC2PL8hqtoFxylwmZAGdnE92tu0Nhb1IAPyBgNQQFNwVBcErjt6icydMvyq+/+RhM6wfBuVHocir22JtJqx9BfeAVZezGvu4GvIXUEjvHTAZiGXDuIhhuHwRbSEPql91ggJhu/bGvga8Ofsovq2g7WniuIR+d/KIM3PfDIbx1mBrr7kXvBo73m9efvF18dJDLEYrc2LW4aDdKlDefDLaNk8yfmOMPCyykunpbj0tBvqEAAi7/Qeldo/q27LJTD6hyEU/1NjkWIoEEGB/ydyACpr0Ti/DxAzACCRAEPyADdxDmI78ETg7ZbS6fOLeQfL4misDZnxAFlOA+ALEPDANYMbbk2ZcwYT+FDR0+hNiQ4UKFDC1WxHhR476LGCVyBNkRZESSDzeeHLnxo8iVIV2yJKky5kiTECe2hEkxZ0aeMG+WBDpTJMqfOl0GRZpU6VKmNYnSbBpV6EuqKBP+0zdEnz4/Wrl67Zp1K9evYr2K9YNJHzx4mKpcuOAC05AhLi506PBP795/HS4oUEu31dyxZg37Ebv1EJAdg3iAoQtvKxnGOzDI6NoKjoodfH4g9hMLcYUc/5w5yK1gh3OTH/BAZwU9hLSTQQ3gFYHhZEeTx1qHUN5BhQcm0MTT+kEsu/QOFC5ilS2bfGts0pwx/EhsNvTixsPJ6hP94sTuH5jgVXjDuXksr0McjJ/ymTj7CrmpyMhE9/0O5i60gtahEt2a06eV9DqTwbetlDNNLh0wgQwsHXKgbQTZDpwiiCFiMQ4T4vTBhL3vyEKsFRI4u4QCJ5qQARjffgvAMszg8a0+2hpAzrWs9kOhChdtrO24xF4LS0HfwlrQsLOGQPK716aD8knEpvuPyuyMVDJLLLeErT3YyBqiiHcyWeSpnaZ6Kiir9hlFkQdkGGGEO+JwAU4JbFgEFP+HGCrEA0v6ySMfUBYpoI04JRBhkaOSMrMqRxs96ZEUfJAHKkaposgpkxRwIJAoNlB0nwwggMMgox5Fdc2bisrUUqRWdbUmoyBdVKpae2KqUU1lmpUmmc7sdVeoWOWpV1p1lXUqNFNl9thmn3WW2IiihfZZWzPCSrokt7XyLCjRirKrui7wIi4wMlGAXLzW9cu//MD6r0opr1RONz5GOHct3HSTMT99yFDRsjboCoyECHYboZW1gNvBjB/o2koHO3hAJBYgcfSDMt2agAQMGqtDGLKxdCBhjwT9ALk5F62ELqzYGPZsLNli4MHB5XgD40vumAMM5eXWI3G/6xATrV7/KiDxg8b3dBNOgQV1QGa1BIeAhwwY+DPlYbFMlDoTTMjAYgFGhlA4FuBYbMWPnTl4YD7ENAnbuVZeUGGQ5iBemDE++GCu7QUzISPGy5j8arYgA+NKPOYQocvwBoAhEsuxppzSysop97ZILTeX3DASqyQxdNEvL8zJwp6scggdxlSK1kvTnHafPPq5IYQ7JPCAjjpHQNSVU/sB/qd+FLnhBznx1BPXNa9lfh9JfchiImdjN3YRhBRaxBWGOCUhCkoQ6gcQBgIJYYt5EsonH0X2OV92YhmaZ/Z9QEl+T48w9bVaS5GV9vVqWeKV8hylpltpaibJQpWwqDfA+zVPWLBa/x7sHDhBCgLFdRWMCrUCiJXUgQlMTSqS5qSjoAWRTQFvuUAVVAgXuFThARFqReeSxCXowCMTO3NCBBqQAyxwRgV8u05+YtGK/TTmAFqIARYioBvHAIYrmFBcY3SYAzSowAk9qtfhzBYwFoHnN1fjDx8WAIkcUMA6P8hPypzDLXjJbCtDjOIgptjDK1aBLhoL4wJYgIYucGYHbDMOetTjgpUxSXFDC81zbHSfdynOCfZaABXH0x0FKIxsMZjkDo6YxBMwkQdOM1uMnHCABiTRin9sGzxawY5TjrIBckBDJ/sDjH2Rx19MAll3wBBDusBIRkzSisVyE6SkfYVHPpLNMP8xxq3JcQmYbpSc5kYXJdOZTjqvISHnOKe5ZxqJm04K05jKxKxXkdOCDORIAbZgA0HRYQtwuoMIWmWThCxiETeogZxEkI8Cxk6D/3uUpJCQhVC1Dn/Esh5CXJEBBrwgEHaAAxxIQAJPgSohDA3EC7agiAwQggSfsMMLLFAK9FFFdxSIAAcksITrDaWB9+tfSSBYTmOZk3nv66dME2i/5e30V+c8k1X659J/ShCB9AQqQIuqVKYGUKdLhaoDNZItcHWwMGepnAdDJ64YfoUuXptLL8GaH8mcTkGU+xaSxEUX8fCLP/xpQg4EdzJxtfWtd3XCAgDDJPYMIYp35Y/KLob/HMVUhkVD8NDOAMsfRKpRRNG50gfZKsvFqiwWsShCwBb7xyDQiCuOnZJ7xjO0EHVlNkeTjGg7cwA/3tVuDzCSXzMJ2EHoNUKB488gADuFNhBGNrBoLWB5A4ivgfGwoEFMEa+jlhLidnC3HOyHtMIjRPyIQocLbZcml9arblWrsdGmMw8zXsiilZrV/BZ3t+vB5IgpE7Irp1Gfik7qOSIPk+Anm3Z3p4Kq5Cb0I5Sh7jCDcQoQWBhEiqQ8IA9qIXWAdMhACygq0UBUmB2B+EQUnnG9gbRDDgqYAwlgEYh2XNgONShETsDQgAi0mAMmSNZMYVVTCRaFf1KJqvT6Ob2k/8Y0px+JMX2FzNNb+fhasEsTshC85AlekMn+++dDOMgytR5Ju9GU4VoFsxZevquXYBlSWWgIQrroAAatzasLnIsfiJU5B0t86xVr0MFeTuiUcF2AXCx2XYwhh4iT5EMI6OIHklGWPxEYgQLepUZgQGdIVs2Km++8mzwzF0Q6eAEQ3OoEU8hAAfIS5CyrtJ/4EC0ri5RBakndhkN0wa0HkIFvuXJZ1eXA0E1gQw1i4eUhHMKMd+XDJ5PkmiFoYphvbcIedM0VE43nbi8KUwAG5EQa0ci5chDXqfmcI2M6247JvFFaNvSkK2sJvFjOjjXVi1bMfYuE3xSvM+H9ze+Ek/9M+VDysnrqzwECKg/gK5Mr3sk7EYACpzpZRD1uAKcnEKCl8W1qxC3yvErlalFDBUUG5mBhODDACC+AwBsCwY5P2VdU44soRdnxAgaQAA5vODEd8tuRB6DUxRL43UtbZWR6zpSANB4yBZ3aY/zhpMg+vXhS+T30U0k86EA+stNzLPWdEnDqUb7pS6i6JDeid3RYZdlZFBYbGlGtQGuhcjbZ7WgvZUI6olmrl0NLtSH4q4QbulIMy/6cvuL9dMd5DjD/05W+iuY50+k7aNjiB2AE3nKPZhmNeHlZLx4eTIPe0H9onbYFIRdyM8yR2d/ey1aoerQ/YI/CZn14b5ENYiH/inSbqSYZ85Sd9JKhnGTasiTVL4g9Wva9PvbFIrVU7stuJyzR0oac4t89ORtiD9zng6WsEmlEmWumWcO7fTGD83TnNa/1q59e73+lCNMgk9Wf/sAfQx0q9dhdAkSwvoPmNyE3ELAIJtHfqj95Kc+LHv2BOqHSgBZwgE8wiFKQhFHYBzpAAAhoB+8Bn4HAMDggOSTYB1KIMIqyghuwCTBQopvbh4KCqaQDun2zMaSzuKsrIB6bLx87MPcrwQgqup47Oia7Mazzvx1cwf7jwaUDqIiYMsiiM22aoezIrmeqnNTKEkfrvs7poCaZNd/QO2LbirLCm3TrvAVhwrGgvNJB/zwS0T3NM7Xru8JtAS9tgTw0BLMRSYx4yQrL86JuSSt54ZYm2ZBWEI2vOKQggBIvabfSETswZKbtgkI2REPPERc/iAFo4Kzso5F3ecP0SsPvYL2ySSR2izft6Dx0a8PwA79qArts6qbt20TxekP3sikg3DcbpEGPqIeBu5P6sZ8CuAEbSAEb+AF4soFJkDmeY8EcE6g/6cF5sp9FAAMIQMAtkLmR4JQMs6iTqzA4qIECKKhRgQM7eABSOIo80IAaQCkMwAEReIVXMEH7MUYoK5ZzOsH2a7JYecEaBDqjU5VzXCD2G6r8CcZLsZV99EeqU8d/lK8MqoqtSzvumhfCQf8dERJEcCE/PFSranIZh9Suwqg2JLEyNxoh9kJEJZnIjYTD9rim1AGvNZxIrlNDODzJ79KukmTJJiQzaDI9y/gMO5Sm7hshkMwuaBIdwoEOlPzEszCcx7DCGeK6lkmvNgKLdssm71Iv0AkdMIM3Uxyvd3NCiQxFhPQu8TM/9CNBVoRHV5RHG7w4d7ITeSq6GwiCOGHLAcsCc2zHH2QKBVuHdgQgAVIIDUCATqkBSiDBfuAUT/kejqDAE7ME+lmIAiQBwxzAQtgCH6iFfPhKGZtBazmqGzMogaTH9cOV+TKoIBOqsdxMGaygC9JBuURNsGS61HS6kpgybakybQJJN8z/STBDRSecSpT0nE4MM2qyMjXEQ5MEuz/Uyq5Lt+CMjqOMTdhsI+MMTuOLLKVcr9h8PJkhNew4wuyzTXfzTcniziLkTuhUu15jDNaQxEkEl+U8q96kt3qjyiJ8N7WjpnnByoiUptx8z/xcEPdaBDrwwc1cTQANy0xxhd2JJ/pbiXvKJ7ZsSxvgRvXTzGihOJ4bwKnQuMV8APySCO75lFDBRoMAhX/bh0nYB72EAJIrBHQcnjx5BTpYBAacMXQcUH1bR52yyx+MQSJrRaPisZ9qioFsun/8zB+lughtTYgz0lYkUqIwSLabTu6sQ5jMPnVLjtjEPu+DTciKEhryoOb8/xJs6rrZfEKPJMLl1MKqOsiW0c1nSpKNbLdA7NI1ZFMRUq3rcEj5tNLPWUPtLL9z01PQQS6tKAIB4Zlisj6eZCONbMItTc9pAkWpJE4+PcXN6b4p5cpDXTv6</text:p>
      <text:p text:style-name="Standard">RK/IUUUInVEBBUZ06odYtBPkgQlQGAV8WwRFUCdDkZMZkMz/ZM2IAEABpExWwagYsACF8B2OCEwNAx+GegMWuIHrsaf5+dVnWB9pYRXK3DkBdLC4/NQbXSod5cxgUZalOLggBEvSFDrLbLBZFdcbHVdQXUUh3FOr4hIx/TrPEa+skkpUzFNK7UkQUlOerESbRMLi9FInFTMw9VfqRAtvadMwu8n4bP9U4LTUrKCRQ8IOhqS3UUy3JbnP7NzNmwTJCoADJaAAWcIAP2yzLLmc5lxJKYmm/ERY6qvIadLKR9U+6ZzUmN2c5Fid9ANSy4zHAD0K3TnLv6wVhkCIAniAQxGBWmBAGk3SgEqBgTpamgrLjcjVLaBFQPnVDXAEwhwfU1EIPVkEBYDADu3MIHUwCrVWonLafMNBdzSwWOFRW7XHzPwxs2VBi+vBpLVb0RTLuyXbnNU6rULTazIdQB1TsLtUnlRIq7Smo5xP71vPI1RO0CFFOoRPkb3XNSVOL4U03eTNw6VD4gTYJIS8yF2S/XAY0iHcP7TXL4VKP31TluFTEvGZ1mr/ghCwPNIZ03t1UsTNUqx0SilEq8yRWXm1St9dryc1Lypd3PboVBoNSLX1QeAZuASwAT1h1orIg1EYBSQQMBuAS4PD23JNCAWrOHO61Q9kgDfQWo3g0GjMAIeygi3wCMDsFA1TlGYdlrAt35t9Kczk27nFx2nV2Ry9x8p0stHUuW/tUZwFX9Qs4HGNqqQYwpUkQkXsnLWTWfMCXnolydsUT9GZYC39YENUN/dUzi2kTji1KjNtyp303fVM2RFR2C+pN6U5vdCASC5dVC+pYAoOXdM1i1D7oxogjpDdYeY0Tp9kykkM3tDl4U9cXNs1WUalWHlbYg7OCv6UhKBr4Lx1/8eNAAX4O0u8vIj6LYB8MoQZoANa/F+9DYnnqUsji1EFOjkS0FVY3EvBnMCshd+EQEy9JAF26Eufq9AgW1IGEuD8xdHvlVYBNdd6dKlCzkdErlYihVs2ZuPmvdvmOZYmFdig/D7ZpMTvE1OMPS9Ig2HJRR3teFzHPcgXVtlWDlMdhjwjxt3YuM8pFmE9vVwmHuUvG7c3HD89FT87bNd41b44BVQmKSay2cqtQreCndzipE9y+90nNuZTxE+LvUpNrU+WFUWMrFmiw2QApi+EUBRXSIEQ4J1T8M+JyIM0ticGlB/664cyHoEEmIGjVdIFDt9JyYK1fdahs4gk8Cht/P/nBpwfhhKxT0kebCyf+FEUg7tQbSTR+y2ASSEFuQ1oBT6gtY3jNT5SLg7VGBTgjq5QF6wpb33HcN1ifva/lmbNB1aK10zXON1clgXdUjzZkvRTlYVZUnbTh4Q0C6YyXZbIZ/6gRNTENK1pgk3JkWXi7IycSF1qd01KSm3PTfxTmUHOnjzOKOVSqIZmluxplB2vqbRYUCQ/Kk1mJq5ic3tlMOHPIYNpc9Wp+r2ePCBV3sGTBnIFfHOIPFCE/RKBpgVpS+aIYQSWjza6hvDjijK4fsgH8YGFdojADeOIXL2Bit6HfKADrw2EDrS/kfhGJYgAM1ADAhCUpyXIHDxbRV7/6e9F2/6bZB/V1pzS6Knrx3FGbM3k7SK9ViRNFU62XKNGZsrNqt71xO2q6ogsnfYc3OfE6uik7hX+rsidzdY7yJRk3L+92ONsa4Qd3HX712bGzUZla/DWvqlM4h02Q3SjZXrDVORN3jPNrvY2a64zZkc1b9t1w++st+WVY0/V2XkEiZljiHpQADvxALgcwTwoExHNCKGFE0NYAbjcZ5cW3/LVxx2jiWRczGo0OEB4gYmCgwgcTEWgwBC4gWWlg3oABFI5sWfwXh1TADRosZSSAOsRY2j9OY8+YODOcFlt7GzdbdA8V2xNRwTm1tl26SerawaOuKaI4OK+ZfacJm+6/033lFQe/lc83U2vi0Kwrs77rlekrlKkJOGdjKwJhlQ03epKJeWffNLx1u7bnNNJfd2bDEXdjUrk7k7c/er8bs/Q+qaNbNlmtt3wNtz3nLdXrrLzI5NlbcEkB2kb3QdJyAd8ugM58XQG7fQnOIXOZpMtCIJTD4IE2EUGXYElGO3DFvJmcWN+FMuVSAIJCwSJaiiKegEjUEawlcbK7nUFaIESF7koKAAIh4hGsLkImIInCJXqrVukC1Ulh/JrHci2re23JTr7lWSmyrpuj/Xedl5qHXep+p9/wId3wId1b3d2d/d4h/d5f/d6t/d4x3d6Z/d9d3d+9/d+B/h/F/iAJ/94fpd3ex/4hC/4hVf4fW94gD/4h9d3hqf4d5D4g8/3ev/3iuf4i/f4jgd5hcf4iA/5kh94jKf3kYf3jL/3lXf5dmf5mH95hDf5gieTr2w6AndeJBuJQmHQn2dLRFGUfBDaOOEBoJcBESCF9hlyfq5V194JmFiEC4UFmKt6jfLaDBvMfhiVCrPsCnuDEaPGAlAEz6YKN2AxESxyH3daafX2c+/fAQ3gaW17Al4/n7j2bW/6J2dy/ZXySaZyixf8wSf8wjf8w0d8wl93i198h3f8xod8wY98xlf8xHf8ypd8y9f8w298zt/8y898yhf9y5/8zwd9w+98zS9902d91cf//NBvfdc3/dSPfdan/drH/dxP/NLnfdgX/PeqUY4W6Rm1MeIxHqD/+aT3zxId2uR/AqXfB0WI5HOHKoHKAsOOVmttiX0wxwJ4wAqLgUZIsWSEA2AfBQ0ABEIo8U9oh0+Ag0a4gVG4nogYhQdQIg4AgSyYOQP67Z+qdoDY10/gvoIGDyJMqHAhwYEOCTI8+PBhwokNEVrMeFFjQYsdI0rcCPHjQJIiNaK8CHLlR4YpX56MCXOmzJoUWdLMaVMkS5A6J/6TJ3Qo0aJD1xlNKhSpUqZMlUIl+vTo0qrypkbNqvWq1K1GsVot6tSrVrBezYqF+hRtWLJck45963Yu3blr/92ytRoXbl25WPNSPRvVLOCi//LkWbQoZEmcNVemNHlwUb9+oyxfpkwZ1KuCivIoWqVo3yJQpU2PArVPNceerl/3fJTCgzyTHlszxlgQVOWBi0a56qdYuGKDv0GNVqx6d+eSGhflmTRJ0aQ8uXXDhN3SYPaRO3/ydLlToUfxjbWTT287vPiQ6B2DL4/7Pf369Wnaz//9Mf2gWZAC+B9X6wjIVIFXHUjgWglmURSDACIIoYJEHShPg1VdyBWDBTToVIcaSrjhhQZyOKCFJUJYIYMmCjjUgwO+CCKGIdL41osGsrhgiTBCaGGNAYZY1YRLZSiUiDnyaOOPESYJZJMIov/o4oI9ZhElUh9eGaWRO8qIY4pLDomgkCMy6SSRYJI5YYBIdllmhJJIxt14PvG30HkNTdJPPiztOcpqCSm3WnB27hdfoTLJ5oM8d/ZUXpyTJUTHK/mcV1I+nS0mJx17bsrQYnrKmRujhIL3aHve6Ucqe5CphN2qhrYmH6uR3QRrnfmNeqitu+oaU6O98nrTfcAK9I+xxyKbrLLLMtuss89CG62001JbrbXXYputttty262334K7rTylFEWuUOGi+yyc18HnK52xohoqRPPNW6+cwqaaL0KJZrFed/e6mut2AcfrnEqN1Rqvv62id2d3Bgfrrqr/rhcRvvqNirDEv+r/KyqxGl/csci4zjmya7zml67KK7PcsssvwxyzzDOvPFQpa5FLM7hwCovfuxtXRLDGA7s3tG7pRZz0RrIhYc97+Ia8MMAC93w0qpWuinSvphJqctD0zqq1ox+7K6t5+y2Mcr6MKt022WBP/PbW9gWrs91345233nvz3bey60gizyryBB744H5bu668YcMt9EhRbwfy4/LKCrnX9MlG29ymNh4ybgkbnfDZYzfsOOhyRxb3v6S7OnLGUyvsmOuow3657dr5fLvFZKeKuO+/Ax+88MO/bLNcNxPvLM/1Uqw6w+rBLnrB7inMNu1uT5ToorBBHTvQrBN99eLMZ+1xqc93/61743R+/er1k0tvOn9u65sr9u9H/Ov9udOXdPL/AzCAAhyg3gi3jsEV7oDyIOCxFPea5omtVZabHMDiJDnJ6S5f/Eobe7oHvvJxpHKU8575SHgy+V0Qf7EzVPnYNbugVax0IlOa1DJowwiuz4Zq6x0De+jDHwIxiMky3lty1sPl6eRnOXRY2SoYPqNRT4X7EwjTsuCnB7YOh3E7IfWYmDrnJRF90LvdB0s3nynG0Hrno9/adjfFN5ZMiVK81dOuJ8Q74jGPetwb4ATXR8Mt8IhmbKH8uGY166Wxdia84WsyV5tDPa9zICyZ9CbIQZKV8HRozOTm2me71xmSYx2jIf8dGam+OJqSg/zj4R5b6cpXwlJbRLTZOnyIRLSB0YReDE8KVzi+lsARe4lax7CoRshjupCC0RMjJ31myUWmqoyD9OAcE7nMh72vfoybYzCR2UxuQnObdYslOctpznIaEIHpDCQDHXhCaV6SmSMcnTLhmcpGpsAHWbDVMteluC9+04UYlOMzWRVQcNqPdlo7JQzDOcY25g+V9zTZKlO5w46dM6Ma3egPjfcUI7azk9fUZSHhR0gojrSbtmKaJQRm0DGWxo3ydKIFUUhQSM70lzP0JhYd1U1rslCF2hQnQovq0m/CkWTY4yhTm+rU3/VRnYarpSC5583UTRClWoxcTif/2ihHqtJXn5NoWGnK1aPGc1gH3aQWz/fQT77VqjuNKAS9OjuA3vOiInsqX/vq15jRsiogJeAt65rWh2I1pad6nUoVuo9hOjSK1wHrVl9qTcXKNKjPRGsxedqu2xhVkfxkYzQ/G9rG3hS1dOPmX1vr2teKSxIKLJzg2EnYnh4zsUfVqvPOGlm7YodfKfwi6foB2Q/iJ2oDpWdBLTun+6UWl8AN32/J6FjDTlebOcygXkcG2++CN7zLmqVQkCfIijpud5z0LV7nadPG8q+Kn8JtFh+bz0eWcJrKPGz7+NnV6uoPaLg77fwkSOD2qjW68AUncwmsVNaKN8ISbm1UDQhI/1sGGG66ZV9k4RXD7H7WkcPNWvcoU0XwBbWhlkOwDDFbTQWX0qugBDEpsQvi0m7Xuv693YR77GOmBnYpgx1gYT0rzV2aDacqbuuBJao96kaQpqqhrMf6x8v0NniN0OSslVls2gVrUrGqLS1RwczgzDp4tcH8MZvbHMt10vZwVUUzvTas3t962LM0Xlo+9+liq5nExPctLrHSp1wB13GtL6YzWSc64+zWOMY3hiiiucs7G7o505q+I3nHRdWQStqTp4rniCVJXTOneF8pQEJLFxnCeE151f2qbx2T/GEmh3GzOq40jFUrQlQD+M6MBjZ0y3zmzq5508petgCj+kcFYv+41+vNKW8Zzd5JlzlzxBypaSnjg9nUhpqp7uL0cizKshZV2vbUYVxlfN1QY1vN8PZad3nM7HvjG3hEZMqQBVjk5pJ02qU+qU6JrWSFPHm3Eo21opJZawPTur+F/i+X5W1uXIc2kQav+Lmz3GS2GrvYyDZqvktu8gLKVqq17SHhhs0TOy/Wqkle955RIlz+0lPQPiAmkkXq3pJi0sVJDTmvb/jo6eqJDvvIA5yUDorg5Hre8X64je86cVOePOtaB2x5y/XpAQKu6HLltkkNy9uNS5ch8lU4BBn+SIA3+CAaAIMRFOCPfeSDUi6POmc53mWp5/KnV0b7QTr1Eb33/cv/Hz92hhlP9dNuPfKSR5ezEyhnArYc40nMqk6tXfape9whVPYywQTtgVVgbceu0gACSAAHO9SgX5m6uHOxCXJ1/xeuDYU0QWwwACmgQgrCF0UJwrCn8VQd9AMO4ylVj/XJQz/62Np313tYinXRfPlXDivkzr54t4LkuNJOCMO37ffecicDDCBBIOBghQ04wjqBx6Wud518zTP419/HiO+FHw9R3IMUFB8p4Nj+DZ3MOZ5+wZf0MWADQgucEc7KMdAquJOY+dzPMUQegEplFMADyMAIJIANLMcF9YN1aIAHjsAISIAITlpObBDORZmfVJEFsthNJAEhsB87REEhAF7t/xXY7RFd9tHb7iFdQ+QDAcRBDyghCBiAAIaBYxUEEgoBAHzAJNyYIqwACJSACWgf811OvTGSA4rhGB5Lp5kXAV2fningCKXEaBBHAdRACqagBIgAMCVEPiDHDXzgHNpAaaAdx7FUZcBYQ4HV+UkcExWE+pHAC6RApoTec21Z86Wd4o1ZmAFbQowCZSxdHvRf8eEYaPgeKgBAGMQU2hWADGzCFrrCwb1TAiIgqpFhLDZg5a1TD1HgIUIhufUEZSBBHMohHy5Hld2AL6ZgAtRhC36HtpEdPRlHP3ybokDMBRqYK4BCJqpGHuwJ7Y0aJAJhEObeF3qHIYLjTShdQSyCDf/wQB0UH2tcmkF04gfkQTkClyIUQALcwxYeXyuiF0VdnV3J4j9CH/WNi20JUMvBnX5dm0aMgiKg4AjcQRy4wAcaoyGBggZEJAh+4AryhgH+VsJFFwypBihAlsWJj3FsxqZQiiMi1Q/KDlx5oT6mGRtyZNAo3ezZgBA4IY79BjrWARXmgZ8YnECcojqaAB28JCUK1ePBIkAypdZVWJwRZABlHve1I1e5hgbeQAjcgQR4AB1cpEZ6jNJlpSGsYBuoYB8Go139xM2FmtnI4H1VpQulpXL0Q2dsRD8oQj6MhkLk3Z/onaZ0imn0g1GWBHK4oW/QAWEKh0HsySrqiUMY5WL/UIYgKhJpFERfPqKwWIelbEqnUIr86eJqKMZvSOZpHEQ+bsZ5SEI+KB0dTIImqgZKlqAm4h3eaWA+LodrWscVwdAVJYYmItI+dGIYsKNF/MY+1OQiuAJrVoY8IsRNSkEfhME8HIR1ZONmLgIdgAJmZiNpBOOe6B10yN92fuYi9KVw8EYenKIo1MEaqCRl4t9BPthRelVT2qfJBVl5fZ0ApaE4vmJCilUBbIEN4CEdbEFG1qHnDKND2gASmCVXEuBMwoZ8EdWSFUTmoN7feZAG4GAgsMOHvgE71IAlgKZBKAAExEAKZAAO2sEOaoACvIDrPUAB+CFlvCgDxCg7eCgc/xjBDQSKYlCnCSJAjn7CJ3xoO3yoFWzBYhxfP2RAC7heINjBC8xoaeQjSfTDA1BABHCABCzBra3Eb9RjGVCh7xEfCAhAKcSBARBfGHzpvPSD75VBHYjCmRKAXQoEPcqAOkbCOYJAGQhfCYAAAXynOTqCD/SAAZSBKGxCPMSDFMRDAPZBFV4mHSiCDfxppKbioDapBKXAALQpnvJSPgynS/gAIjCBEGxCnd7jFVQhXhbEp27CPQSgKERqAErBPUQqHlyBAGinQbwCHXiABBhAHciCOq4BoTaEZZBGHpTCCghBGdSqOl7BDKjGKBTAE8iCra6qFLBqpArfPYzifB3kgv+t4VLeZ7ouGwSmXFQCUOYdIBGySvxNwvGNwkXegQjs5XpowBak4ApkwYKCJXDFh4hJmq3p3LZJY88kAZTqaDsEQpHWACXYhgI4wAs0Ag7CgpTWwInmYAxYQD4oR8OSAAk87Ce0wyfAARw0AsWexygAQowGwswGAsRC7MzGwBZYZj5oQAs4gB3koB2wgx0YQQokBsMAQgNEwNJywBjwJg1ChAY8AZn2wO/FQxlsYRCwaZ1KpyMuggeAwCbQ6fCJbQkQAQE4gkHUYyqaQAIsqqM+ak9+QC1IpmeswO+t6qMCYJ3WaQnAo0EgwQAAaq4yatkSgQCoZEMgQQJ4qygAQCT/sKPVkCpOeqJG1CMe0CrhOuo9pAGapu0+eMAAdKut/t+sAmCu8qoAkII8FgAXAGqdxoPYioJ0Rug+1Os+jMJNokKjMqqjooInksaY5uo9ACCtBiDx2ioVWiEuamMB0md9qmv0appA9tu7VqDVgZbPIAZ29oMrHOhZjqBCZKUKEkAe3MAPgGCC7t97PJnnkdtAxBoSzJrfnVHUIgAD4C+OfgLsyUNMdQQdWCwc5GiMCjADBAIBB0IUUEIeqMYNmmwB4ygJGGkMPACcLIZ1gMH6tZ8RtIARQAAJvAHRPoACuINBcKgDoCyVtsD6fcIbWMENLG+oNMKWRgAfdCm5vod6/wZBHQhBCWwCJ5TAnAqBENQBJzRhGqxBFjTHp+otJ0xhsQJfCSQxa9LBUHJCHdCpOg4AJ+Rq5y5BZ1BKnA6ANqBCGlxBDzCht+IBAPRAGBCAFYLCp9bBo5aAEKTqowrgGixBz/ieNgRg8eWj6JDq760jeWxAAuwuDwNAqq4q8elxdiKBBDDBIgsBmyoyE0zyFK6BAJDGYmiA60qBOoJA1bLpJlAh9i1GKMaDOk7yFquj8QmEI6wAJqcqJ6xyCdDyJKuBq+Iwx5mrUn6f9Apzm9HihTGQQbriICVEPXzlMUZjPxQA+q4gPyyCwLKguxVsn9UgxE2GcYHb50kSo5iGav9MAj9owBxI8IjKi8UGwhvkbBKgs8q+sPoFwvvh4T5ogCcogCRs5yRQ55Oy3/shRkFwKPu9wA28gmmQbD0jNN69Qj0MaSCA7CRk4iIo4huMaBifhwJgwdJyqQS8l0gsgiK4bexSoRyLba+ugAGssa9CcwI0qhR/cWV8qq367T3Xo/B5KxU6AinYgwSUgSl/wHYORD2iwhrD4/UhAQjsLhX2JSiMaTzItGLkARNL9QeAJ0V86rYKYCQMzNCUqkgXgA1EwhIsAgGORuCWQUvvCSg8XUH03+N+xG/onWOutFTr8W6EriiwNaVU5NRKAU+PRkLTwRIsgZ8oQnIURD1KtQn/6Mme5OUv7eM4SuNEDfNl95gZ7qdUXu9cVWVGfG8IpqXceaAhrMAz1MIo3MCDsuAlsu+qtVplvS9BuF3n4WJ+dQTJwoI6JwQ720EjTEJBt58FTIIivh93jEY+WPBoggEEwEEIwPBqgIIi5mwWKMciZDA75Gx3KiIJPEC/5IN15EFzu/AWjPZAKEINUAAfRIAaOHN9LEIBBIEoCKAJkMJei4IQRAId+F5Lv0I/3PUALociSIIc1wGakoYtMO4qA4AAUKdA2IABpKJX/8lwOqIYdzV3rHQqhkFCe0Y+1HQd9GrkOEKEY+3hXvji8DflPuFCLALd1kL3lsQ5/t7jjrZw//7epP7lneTDIUtB53JyQSTmcG7kPtwAIm/hHu+GQMAnSaznFpZj6DjUL2uoAWL2lYsXu0LbBP5bNmGMwnglgp6EIpwv+WaikQeBCnrAlZrSSs2G+cmTrXXzM/Lcn0Xc4uj2iG5mQ1gsCbzwJJDsG+zgPmQAOr/wX6rGaCJnPrhCoZOAHTyAFQ7Eidaz0dYmoc/BJ1CwXfZDc5MAdMvfYoyCo0M6P3TyQVxGAczGErg1VWaEaUjtUTd4PtyA6KYBivueiAtALYxp6mLKaCpCEMwpFbr1KUoBUteCOVbzALwydc7DKKy0437AIjx4P9T6K6ut2+p6sCL3Cqw1FSrnXP//ZBYQgHXP3jwNck7Gymg8OGV8qhOW4mXepCzctNWcIw5EJ4UbBFTDtBRnwe1G8z209JJ38nzNC2OnQVHaSzg2GmWPG3BhecTDlkcZj/V19ijJjcd47wfmK6PEN/reAYEWhGrHYb4iXpP1j/aokRiNWG1DGW7XkEMsQqDzNkKAgQMEwsTmwTm7ngUk4vqFwAZ455+4ggYAggIgwAMgQAvEKMhmYz8AgnO/MGj4yczj4KaTBuvh/A5mCmIsQs8+eg3Ua6uPhHWMM5u/x5hKscjKah9ALn/XuAAsweLmMSno3ULiHSKo6qRaYU5vIXnqySuELtY+oV4COJtSYS1Eh3n/firhEwQS3AG9r0FCUwQd3G1gQy5ChCR15l1xWOVApHsh06RwZMEMKOESqmrxpXi6j2JxcgfPrukaEwApbCR6C3tLk8JPYmGxOrIAgD5riux2KIKC17dzWiVSilyVG5zEM/9fRaDKrcJmA1DYxWtnYQQzZ2QfAtMJfuBpm4ZirDb47sNn+Kfyz8kGoRg3K4SgyS9FbLMxIYQD7/YzeITFfkINPMM</text:p>
      <text:p text:style-name="Standard">okCzIJqKh3wBA5NkHypUGBYcCwWoX6FMgh29iPHi1b1+/DAwCxbCwaFG/ioBeZNxCsV+SOSQ+WWmh4AGClS0QMCBhp4alfYryeaRIcudOjz8rBgU6NOi+RQWC/4hKY4LijQGbAESqaGMAHgACFqUYUKdEGJ8UQfVLgSNeCROgFtlKIGUpHVc9tXINA2pfvjxUpZSINO9tTrx9vO4b5XRT154kXWnN67Uf0cM6dRbtmc+GkMVCby6iOKrACgNS4m1CFXr0Yro96fz9kO8xxUUanpS5BwDEmh63b4NgUibNFQE5JxZIUCeeFFFciRAg9ZUnKOFS6pigQxcoT55EHR/Wvp1799bYMYOP7J18efPb/6VXv559e/fv4ceXP59+ffv38efXv59/f///AQxQwAH9k2cdeUo5UB4DS5GHwAfjk0eS8yjcTrzwMKyuJw3r2UKGESQQ4TShbvgBRP8CBmKNMxND1OyViTKM8cIZMavwukdSQCKLUbTLbsOvwKMLRw/kOQ+8H7MjSgNCZqpJkcn6UcCBQGqgZJ8kWphpi0kWyWAOWKzYQBI69lmShEDaeUOhQNhhJ80YtuwnpySYBPOGfDTLgJApo9jgNCzPDASON9hM8w12HLKjkWeeZG48yWzk6bUnZDFrOq026eODPO6q6qpaqKrUK818mgRTw14pQIa8pPuKMMP2oWMUJBJAxarVFpkVBFREuQpGvMyirihJtBKlq3wkYQ1JSCWrLrUBLutxHh/WMu6e4q4VJR5jw9AMKMqEQKWE1awL6qgEypDCWtHUvWeTTe6xSgD/Uk4DRZHKNhEl33hunQQyn25Yy9IemTOPxoNlrDHS7xJG2OGG94FQ4okprtjiizHOWOONJ5ZQnlU8luRjBzkOUEKIH/Zx4WXH04kOFz5MQIQnIyughhFGSCCIIH7YOYEfPsw5CC5W8GHElVdOuachi7yOYA0f3a4jHH2QB2ELmf1Ru1EAfaOGQkiNDAwHSKgpD5NIiGggL0mw4oZJQNEAgSntMOKGfzSThG04LGCtH4HAYAAWduAwogUjXiCBHY38LvMkhxxqqB03J2+zSoG0VljpyOgSjrdWPXgKgG77sYGHOq4CJS5YqxNrgLKk2ue5EtaANHSuIlH2phWg5eoK/wmuMCAe2Ee8vaujSdKqrMDy0JDhcoOiDFrWK1rkLUWC2AQP1D/IAqzV5zpMeilGHzEyj5ASJVtsUbnn2ntEwcO3WlBTRBEPJOBkE3XzImIJrVVlrDV4q0bngxjSIrU5hSGQgd4p2QMhGEEJTpCCFbRgexaEoAUpqEEXxM8qJtTA7ihQZU6rnis8BCIbHI0zN8PZCAwxggG8kIY4kwABlEVClC2wQj+h2jqY5byC0UhIOfKewXh4JAxRBFCwqMEzeMSTPEjJiTZJwgPSZgGjXCQQYcoDKC6iuJr0oyMeCSPjdGKQKbWDjZ8gARwy8gDd9UNuKKkSqfLBj3yEhQ6cIv8VjwyYORsB5ShJsZTroNKtfVRGfgIARegKM8DI0IEOiliBEKCyl7SsZSlvEYpWynCsuuQDe+kqDf/yAoVXzKMi/TDeWQroGVlEBSxAWqABIwMu0/TkNMWqAwgcyUqKgM+EeKFlWMo1ino8wQCNZE0+7NI4ULyCHwMRVkVe1A8C5E8U5PvAJCTDGU6awJPcidoId6jDBuqQnRDz4DvhGU95zpOeF1uHyFZxT4+BrJ7wKcWE2qnEdfKQU3RJTAhA5AG/0YE1NqvhQ2v4BBE4AnMiRKLSdkK1I95Sc+eZWgqIdMDnYS1zi+haDQrAGlDkgZX9GBuVrJglEmhxH2xzGzj/uagRcJKqS0yKCCj2CAowQAAOLzACAz7RJhI0ogD7EIhOXIEACAQiCjbZxyQYGhaOGAV6OykASGGUzqxNSlxr4JFTevXN0kErdUiBjm/IxBpF0AE2BkDFVfaRqlUNDGAD4BZd3MI78jEBk6EpATBJ5dUfxA+ukvhbrGBTBnmF1SOsWUQWCJCFeRCwXPl4hZxSw4PFYLVROwEWFBaBluRtBVaHMZ02NDVHgXiyH55J60Q60srcekuuuUVmHkaxVlbNkSKq4soacviKSQCSZTGyKHna+Vzp9qSf1bXudbGb3QlusEEZXEcHtfsPEE7XlupsjWYUQao8dOhDIQLnTkYR/1y6hE0wi7hBG1SoGU7lgWZiVSDSfJgjSzjvnLhMGF18kIKqlUdlSiSwUcz0iSdSlKsUkRJMz5YljVDES2DaQB66hBG1ZaZLWcqIFnMiNwjY4QFZAEVYXpzXfqg2KIGDRUQ68had0OU0//JIPWpAgQiYQQ0iKCeFhtI5dEVnIKf65iI9JYBaWFJ4XeFHYxoD5bys4X/9mJ1ZJQNJK9dFEbGhXZZd8+KWtrIenlnMcoLSqS0vAZotE2wJ/EemZlV4EXJubWqhGdrFsFKutKqDqITlkVEUi3bgjCJkggtK2nXZNVvNiVESSxFFAJQuoWPVZ3uiiAI8QXu+yQlO5GRCBv/7l9UMDCirHxZeWc+a1rW2NQbxGbKPrUPWJ3u1EBGYpDnmpB4pQKgEbMBZilxaTh7JA2tucDMJKBS4mSbv01pNkSEBcYgdpdBHfQDEC2HbnN+hSz7oQKcmUSK9mLYw2WpypSzZgaY2vQGIw/iGKBRiFIrQACAwgig0xm1u+rbSk8BJxoIB6o0PKEA1d6KIDCjASj1SABoiwIcIcEAC9L3aYQppLOm4ciuj64jpUCeAioASd8uhgySowi8AfEAzR9mrCXy8utztwxVIiRcwY7UTgVR0J4qRCylcwV+83PUDtRjFVhXtFP7ppTUUIZNHXAGsMLwitRR5alzkR4BX8Pf/klMPzGEKcIfQCCES9GqMBz6AFYpogAvpOiyKKhKWVXggDHg3iiU8QIAldF0wq3Az1TGzCEcEwe7+c2o+/PEBvztNoNdmGEYtL91bb57znfc8BTPYIAVpsNchlO6rCUaRZEX7DiOQQetpeIf2euDKujvMYPAbIszRAeqw3mGwg0K1IgWy6mIt4oLRKUQHQyoDLTAqAxiQuBsf9agWoESuLmy2JBghixyWSZgmkQcNtMABsAgECaIfksl9wg4/DeqFPwGHN5Lg+XYrAH1rKpM32KGo0H/BVD8hChhFYRqBAjRu4yTAERIo8WBDXFolBe7AmybhXqJsOUbBtvanBIRg/wPhRRT6YAbmS3YS4B7a4jBe5excgQs+QwrwoAzqgBOEAACuAAT6znp84pK2JS+EgLD2xwM/4BWoYzyoQlvkApnOx5KuIAaZ4CmMpQQAgAmY4Ao+4EnyQTh6UAOF4DOG5x526Sf4i8qgIy8ISwjCTrXygDBCgyueUAj0x5ugKR9cIXRaUAMBQA2EIF3e6jdaZh8UQ13KYAfDhe26qtx+LWEAzPcKkUY+bxEZsREd8T8kZB1ARmQkQRJJRrt8DRF5CPigpigKAL8gioZaxFGqpx9KZATuQAQwx6Ayr7zEakM06l+WKGvK46M8YBXGbVnKbVkUAALO5BPegFAgB00Uxf9KpsgBJMxK1I1vzOgkbiq+9IQEgtEO3oCN4OABTkJtMKf5AqUhBmX9BOUBVuEtyijfAiEY0VEh+iTTdEIBGiACMo7jKM8Qt2PUKsUEXkERnAxuGGl+FM0zNiEeeKUDeyUSgNCrZEDkEo0PByCUwsBv+oFW1EUUKFJdUEFdyoLLJmLGLtAA8iVfriUeZiMMIM6AQEEi8yUqjkYnPCc0ikNbQiMgWYU6HmkA3EcK4EdfSkACQGB5bM8VcsJzjAMkbcU3+IFUHikBPrIMUCFfKPJWhAWUpOBduqkO1KUOfINerENOJGEFcIB/usk4Zu69aKQVsQbzzNKiHnEt2bIt25L/gzJoQcBLu8bruVCv+EhCEU4xFF8I2ZDHgE5R98olETdxkCQDR3Qkt3aR1Y6P2wjx8vbsUVwKANmETdghqdCkHZ5oFI6RSpRRwzYi/9rmw7yuABAgcQTlBZgKUDRiEdDtNeaGIeTvjeCIIQjnAd7L6urhIiAgGAmnbG5AEgjvUR4A4zgABLIA4owkPBoqCLaMI5wCdRSJKiarlRyBHuLgDt8lDUaHAAjvJlQlktjReAJDM+hBAgygDjahDFywDmCSImkHzhrjsi7JKVHHBOSu6jyC0R5yMMvkCUYjLFEJNO6htfqBDnygBzwyfvCMAISjQMNAPnvCFbIOBMqgm/Cg/wSkkBRsECxMBQQ+oymNJSqkbBTQbR8s4ZLSUxZAI0OlsBZIoROFMw4lAJOqsjut7TEJs/KQTBN3NEbcMkiFdEhpbZ/0qRL5SdYAykftsqMepYywjEcAaT5PQzHLRfE4UxGI7pya9L+AhGlcURYjBdyGbxZVLfVsyVzqJSfYtCdcsx+CC8S6rh/Sa0wEI4go1CPoYkw4YhG01CM4Qm7I5gVuYCBegQ7oSAFkwg5UgTQBtTGyChQYSjCeTtl0giMmYR7466l+rztIoZp8K7h2QlJ5rxZGhFPgdKtUlR0FYpo2S8fgyxHkRFniJja4x1RzZR/k4ZLix1dqDk4nBLdcE/9PjEKINMMVANVSQ60u9Ew7bC8yKpUj6IcuvugVLg3k8rJ5NIPHhlPoSqF5KkIRTLQfKIwjZtWzuEoS0KIWXLP4TgMIF0GYKm0heTQtvTQtRagfiHRf+bVf4Ym74pL0wutk8pVJ0fQ6/MX2BGkr96yPuOrBCJMTD+OHaLG5Pm5IcPEsIdPAtKbm+mtZPisytLWyKGKnlEUzmnUgSMKyXENSLuLGLGA5dKJ5XKEXA+EFtqBdN8RKORNSiA9Qw2o5iQLUKAlQ60JlrWk6OlEyUus796hZ++HIFC6EuI4iTOevWpU1ZMXNVJImW9bZ0hVqMUPPFCHG9uwwgCqvgi5lcxT/acECmnpMKGJsOpg1JzLNTjcDc85HTrQUoFbhYbWGR/S2KH4CmVwhsTRjHpAn+Zi0LJOmcSFXifx1cim3cjNmnyIRn3hNSQ22YDuRSzm22xb2cy3PvCgvFucR2L6tH3zAA3RkHtOUpGKXoyRzOR9TP0PNZkPg3ixrxmKl4LwI/3ZxDxk2dZ1LaDOH+KxjJQkXL8vLM7iHLIs1sryJeX3MecntbM00dAsGumYXegpMds9WeQ82aj4OX00XXw9RXy23fd33ffsDLuNyLrXL9NZXEw/2eGv3ZyPTeSP2frUDMQds1ZSmiDygFLJmf510pLrqwZoXYml3fEliqJrk/jRD/65AggSc6PosNogkeBC9d9z2kH9NqMHStIRqq3ccz6k8ggKhA5hWyoNjNxf9E4SJF3YLaBYVWEx12NsG0cAc2Ey940frtYci94gfBX6VeImZ2D2MlBItcdaW9F5dbYHR6Uy1t4H7d7rSFzvAVKRsBNwck3QXE4vJ+IS7F4TTOI1/IhoZwqgeACacL3K8CFy59HvNN0yP94oTWHQZd40hcxEgKV+cEARywyOlgOlWSRf7eIi1F4i7LY8XNnkrtjDD14rVuHU0lobR1/fU937Zt4lFeZQtF2Dn9xLrV2LTV4uXj5FDV/k21pMBeDso9qJ+7/i854aN14xl+HspGZI1Of9JJCMs8k0YPwEWzI9NjGADWom4Ku+MK3mTe/hM+VegSBeFec7TEpkitaVdUIcA6MeOiw+CTbiGcXekyDmL97iHVddn+xd0C5NxiTiaCRiJIfcwSDmf9XlfMbcSc02KZXmgoFl8YVmLXZmeDZOKxQN1HbdHPyox/fOOFfigd9idAdl209QV9OQFkqpN7GCpbkBxfZmB3RmYhZiPR9iPy1iNYxdR6eAfEMFCL3RbQgkEmk6PsjelHZmEhdhHJhpN2xmLbZijsJdHH+aTAxqpEzoo9rmpnfoR5Tf0Nje87NeIo8t/9deDqxmPYxktFyaotc2I2hbbGtqArYaN2Zmkfzr/p/XYcZWvMeyn3SbkxXgEVrsanfNXnrP6hyN5iYTZmrfDsSYVLGLseseZrJNIpUeae/faeCsah9F4oEm6nuf5jinbnq8an596szn71p44EpOUqrNNoLeYj7naoGcYoZHXq2eEac63njsiwRaMsUdXq7m6nFV7pduZTMroaBn5j0nxmk/akRl2aXN7kg9bUipMTK1NmIWarSPatpUXrMk3e7E3nvGSho/6k6lYqXuUKDo7vMU7uwxEg04ZoJd6laV7gX/6lXvZsTv1cS07oxSsaS67iGu5ohm7oEda1UzarYPoX3ibq7SUI5Cpg2HZsuf7FaN5qwG8lYtiERiqjzii/1KPdsbaebrp0ZzD95LX27i1O61Tevnme8Hv+n8XsLLxlzvGu8VdXJ76WZ9CO5W3m7Rp+7oTG7X9+7j1usZRhmr+AYxDWE0Rc6OCeq0xeZcV24h/ezGt15Y7GL5NfB8QQQiuZUAHVEAFFJW2HMu9/Mu9vMu5HCfBPMy9PB5uqLTwOrof+4FXjaXh3MOJG8GlHLtLd7S9+7sx5MX5vM+3Sy5HD0GmOpX1XL31+51tO7p5mc4b+quP+4t3esN5aRRcO5Z5uXab/KDrnMRP3BUZ3bqRW5odo+xEUn1MHX7gp9TdB9VP3X1O/dVZPdZhHdZdPdZR/cpnXdZvXdYvEgR8wP/jerm6LVnUfTgXOf2/Ed2iVBysh3zZ8Rw9/DzapR1jZDxkophzX1uV+/uiN5F825vHEdvHHSbBdKTRe5y+q2YhxTex97unuf3Nt72oVduEhbuI0bbK20UkCXR4yPzKi0Mk9R1bAD5b3ifg3wcnRZILC/7gu8ngt4ULH17gEd7fswU0jGPgjQMVbsgR1Dy12RwyIRulvXfd4fyi77KTvTrPbRk8pr3lXf5BTBku0fu+n/3DEb3N3RvT21rSUzyMFfbcwTqKBiJH/1qtJ9vjZTnB6VHpixjYprzO80og6PYtYGwgyIjqwQLDh57qfTfvrN7qvVbHWBHGFI3naklDkMn/a3kMKEDh0QyXTksLt4VddTu8sY2dvXfepJUds+282flevaH95QV/8PWjnzEXoM0dlOO9kjMcrSlavvEco663hIgd2bH62w+dkh830+e875V8x7MdqHU8xzUfkBc8iCE5r03/kT299Slf9Dt/qOG98hncLLtb5f2e5Ql/93lfPqR6fgc9u6qa9n2clUXc5hWd9Dfd84fc0XPf80u8tBd920E825h+6TsduMF9w/O43d2bmvHe6Zcch6ufv+eeFusewu8+9UWKk7UdxdP775OaPHq//u1fPaodimdc+Hle8Z8bIPYJ3NdvoEGBBQseNKiQ4MGGCB1GhLiwosOEFzNi/8TIUKPHjQNBcrQY8qNEkxApjpxYUqXHjhFJyjzJcubChistiqR5cqdPmSNz8syZsmRHijF1ZoyJ8+XDp0mPGu25tCVVoRWbAoUJdSbSmyjDYrVJVupPkGXTqk17NuO/t3Djyp1Lt67du3jz6t3Lt6/fv4ADCx5MuLDhw4gTE5Ynb10pxusYP1ZMGa+krW3bgjVbdSfnoFZrTmWpea1U06PB/iT7lSvRoU9bd7aa+WpssVQ/88wqUbZXp6PRVhWtdThp2rujJkdOnPnU4qe7Ihfe1PNS6mGPC0d9u7Z37ri/iw9vurL58+jTq1/Pvr379+flSZK3Sr79+vATXzYJnv+zaKVK+ZaUS9GNFSB5r41XnXEHrpadSxCGNl1XAm4V3VoLklSabhv6t1yEMEEHXGoT1uQgVwPyVtyCEWb4m3KbWfjibwoy2J+KCN6oY1nj5efjj0AGKeSQRBY5F2PylBIZkkoa+ddlrdWIVYuzbYdbii4qV1t/BrLV4IgzYnYbijY2p92VxtWoJZhfcmelUdYlSOGHVS4Ho5gusjjnnVNymFt2V5bWIZc5fudmoYhKyZ2TjDbq6KOQRrreOvPVN58k6+AnqV37sWkadgLK1qVr0tXJWqLdIXqcTYaimaZtupF66IWfSpiqdRMOyp+M/113K2+/6okrmSKaaRuVd8b/GOqOdvrZKrOq5QjttMGGtem12Gar7bZCQvZYY5LJwy1cUEarZqkODrslrK86e+OoXlZbYYy8tmvrmMeS16uia8JLq1pv+tmrjV2CyiqPToG26nMkEnymwoAqypGuh0q8a60WZ3xxeeN27PHHIIcs1332VSpux536ezBoyx4YL2wFNvuwq6gavLK+gcKW5cbFvjxwrQM/e67AADq3MKAoCoo0vX/GjKXOMsuqIbU01ky1vBtfvaOiInft9ddgD8nkkpKt43G5ueJM7K7q4pwnzGkTOq/PFB8c5mv/SigsmnKeCyLA4AX8688OV90zsHiamq/UX/WpdMRWPyt35J6e/6rx5WWqFfbmnHfueWGU0ldypiePm/LWihcdLYap/V0wqu62Oq/fF7sONd5RT503almOBzvWiJ/pn64KrXui6k3rzXDfPuuu9Ze+Pz/08zpa/Pn12GefvbeQhXt2vtG3zvaI0b9NYImB5846zeu7PNzfq4PP9+2/n0+90YkTrr/hQEOvuJ6MwxHW9sYyyq0rfZhTGY4SaEBmae+BEIzgx0h2KdF9L1ms2xnTaJWHfuQDIQV4gAxGIAEbgCJFN/jBCFbIwhZK4BSE41fappc42YHpfMzDYfp2NytfMXBYausX+aRlLsgBMXjJMxYA71Uv5N0vdlmjFg2fyDvKSfCKWP/MYqPGhqQkmQ1l8hNatYRnFUUQZBGLKEANXCgCqCziBm1ooRxJKII8pGpyVztgFReoPCb2sX70k+HctKbA1Akwg5lDIh9ttjiG8YkmxjNiA/WISAZWbJKYhJYWN8nJTrYndJaSD+kuqL4ZjUpUyVlEP5CwRjkmQARmpMgoCqBCGTzhB0FIQBBy+YMViMARsVxkEH/oJdqNRYexcuQe/fiuGWIyh7UbozMFJ626re2RK8LfIGdHRf9RclpT7CbgNObJcprznItpzLeWNBkwElBfVCog8xahAQuMcAR3iMMKQkBCE5oIjoZ4AgFewY99TOKD+8jHIuyIP0QSkn39Q5//wgwEMWMOkIiDlGIpl1c1jCUSgePLJu56NrH5peuZEK1kAy9JTItRC50wjalM6UJBkpEyo0V7nfsYYkcFqFACHqCDC0YogTY+5Y1rjAMBFtHEmR2PmAgTZLPsh74U9XB/hHIqSqFYUqJplZqWtJsyndZIwIlVnNNcGrTCiVbLNXCmcI2rOcH1GLI1yZ1pxVU8qzqiAlhgBq4AhSu2QFR/juSNKhSoIxganMp1NI8pjehJl4ivd072ouVr60cfu9NibraKShMp3EhaTUm21LHjXCloUaqxq8n1tbC9Yk0xpSnTNcyzMZxa4wiSh97mQxFMHQVh6agSUIwihSMQaB6Y/+or3Q5zq26VapiSY6XDnYqHqPuqarWrV54RsYguRZjUyErZtWo2r2qtnqrOm1rMxfa98P0cF5lUOm6h7Xfikyf9DsLcfaiyHkPFZx1XksY2BPQZJ/SmRx9qTaCFtqEVXS80W7tR9eI0fodsb4WjalKOIpO6mTzt8SZHYZWKeL2uja+KVywyUYbSZBe8sHOEgsrdlrR4wy3hIhKcEKYiV6kdREg/6LDcGiINqtG1WvNsvKdlYlW93KUcet/UNslxNYjXHesfy8teZpUYnN/t8s0YyOIym3lb7OyeF2+K4rXtzUPEEipRRXDCotByjnd4wilKMeQoZplq32zmg482m/8oF/DKmW2rjOGMXecW0rORFO2HmXzi06IurJBmrZKpd+ZOe/pRsx0lXld7aAw6DpISGewIE+DPqCB3jivUcYIx68NMJjm802XyeNv35GYaWsoyvOOUHS3liCax0GUV86XxC2gsK1vB5Py0tKcdpPl6D4y/dt7TmIdhggB4zrmZ5QOCgEtyy+CedCT0swMt6AclO8KZ3SuFFy1mID6ajGCOt4ebTGlNn7jdmB6zv5lNSGob/ODtcXHJ6PNFbslnw5e106mRMrHhvtKMkGRqPvixcYGE8J4C7e+wLS1wXJsVX1Z18mezOnAkdzt8tGb3n4</text:p>
      <text:p text:style-name="Standard">8dYXU/G6Qwb7bMb97ygSD//OdAp0yawZWk+mrr4VGeLr7ZVF1XBLiEs06ecUGhgaeLYBS9RmuDWQrPV0nabYFULb2V3V0ZH9HCEv5TdbX860q32cTb5bDbrQzZfgT97ngXzGwtOK5S3PfWdYoSiI8pkXrkuI5NA8k8XgFHfNoAvD0/e8wju9pdnzzrO4w8dJmW85Gn9/LHRjaXee7RzpuX7qT/t8/zzvrW48XajjF6tlZxuq1jc7+DM4icBVw8Zu4DuXdo9djr7meAb1r0aZd3sYdP9pfcu/gkxqjah5hyRGse9Rr+cqbn/nmNJsT14A8/XBRewdpu6+Fzi/RuJm4Rhipiua4YRQr4CdRJOKSD/3Q4IXDR0g8F0N+obadpJXd8XtZkxvZ8J8d9AQdtlbOAvBZ6StRQpLd9YXZ6FchzqmcQ4reBrTd07NRwaFZ70LdB2xEwO8FUDZEHhjdnDPVBKEgQCCUQdrRKQTACAbVUG0Y9tld6wDZ9+mZ9NjSBPEhNRqZzybdvI9UwCmhrxmdy2Xd9I7hs38eBVBh0e2d+R7cfy6J+itSAMVgQ+VAP89dPO9YPizAKjMVQGKEIrwZUs7aEIwZ5wfZQGHRWK5d5cBh3DAhWTKhy1rVlEiiERmZ60bdzzedyB1GFiohwsNdO3OJ3XvVnccIg1iEJ+XADNXAHIyADd4BumhhrIqBKi/9QDym0S7zkQjZQUDmog1FIaltlWSE1eUEoiBT4fJJXiGD3dWtXfZ6Xhwi4h84md1C4g1w3hYt4jJ9GfjY1LrQXNbPYhRQlEQUQR7DWQk8QigLxbSPAA3P0BB4wD0Xhi4nkgNKTeZjXQ+LohMIUhwHIjkt2W/HzdbQ4gGzlioa4bptXEci4j51GX0R3V4+ohd0HIJcVjmnChipUjSykYwJRT+i2QgmwAj4wa3SwiuVIhDg3cICkfOHFfIfYipBnhD8YRvZCWul4gU34drU4jCA5hBfBjzDJYlcoe9jSjIB3i2RiajyhSv3Qk3TQkz25CK6wUDsGXPvAGAIBCsy1CLX/MBAid5KEhznziC4WKV4sKZX8Uzfk+I51GI/7NpXAiH1wR4z1lo/6GJNo+V4fiCSx1zHoN5AMuDBVNgke9BsIxVgLcYb7UJH5sApVKZJ/uY5XyR8TtnxgeZM5iJPFmItI6F282I4sCZj1OIiDiZEpaYxpmZlwpYwwNi5IR5mKuVudBSe9QZrNBZqaR2xzeJiNBmWVWWyoyYdYeVUQ6FwpZ5kTuJX2CJcYKIAyoZnAOVP++IFuWS6KKZi9p197BSzF8k69eZwrCZXRhGQeWZbuWITed4TbRjPZJIeviZsuOZnI+Z1PdBbBeZ7odB+h05ncYpNhuYo1lj9MYSu+IZ1Z/6mSrAmPBQiZJ0mPxaebM/eHYnKbd/iR2od2ZNllGWgR6NmgnjR03FOcLQmESzdiNBYz4ElFCaqa5LklJFedCsqbwiSZjLmdetSdsgiFJLqasfma5WktDhqjWTSTEjqeGYpbxHYhFPeeJHefYpmfIIo40ime+GmWDyigjyWPYAmgiwmd1umbMyGjUipB3GNXIKgtkHijvTidnrISN5ZsT3qdwjikrkKd+YmaLrmiHWaiz/WYHTqh0VmkHGqf91MbU3qn2hNqWJgtnzlsRsihOalIdIqYGyqEv2hKb0qI1sejlBeg+ulWyqSlitaHBfijBmqkJIGnmipfZdNFjnh+xv+5m6t5i186iYeab43qo4maNWEVpOdVqE76hFxIkh1Scym6oJWqh2NKni9qp5v6q2HDmXzXnp0ipxkpmKC3pQeqqmLKmpIqVmSqqH5qoyjJlX95odtJi0wqqiL6qhqpOcAarl0znGUjoWZHqTZHa3BKfPdIrdFKJ/N2pnOamKjVpGtKq0uDHbc3qBa4rIQ6mHWaI+I6sCCjnpciagGZbdl5oc26q27HrbGqrfWagKtqqUW6rfWCpJwVQKfKrrDZr8H4nJhqEwRbsuMSGbHnqTR5LX0ap4qqMuqodcbqrhU7r77jqpoFqxMbnvcKi0+VMEr4pmpKpIzKfRcpsCabtNj/QqN9F6rtKqtQdJk9Z68Ra6g7+zLvaqmEiLHaVpuQmlOByF5cC7UNG6boyhpKm7aSQq5rhm1jObMZxaIyK602W7PxiWs4O6lVu67/GnH4+rOTuK8Au7AfS7YuyoqtoraK6yicibD2NbOGW619C6VvW7aCuLcDarche7Fna63DBy9KeqkxK7WWK7bfWkyLm7pGQl92tbLXUqwum6obJbfdRLRFe7jemXN5O7cFyle5OpI+610nJbhLOLSQe7sP26s0o7rM2y0mU36uuykC+bT+aZCli7wEaLjXe3OYm6OaG2hb27lW6aaplWWjp7e6iqCby71TK3fN+74+wj1s+anb/wK71bu+WTe6AUu3zFqzNEs88uo/cGe8fhu8VQY5xJuahKu//SuOtYtl8BvB7kFBoBS9kuK03Xq/wKO+uBq73XupqGrA/vue2PvBo9VuWBu2Giq+GUm93trBhiPBMqweazk2pOSw+Fuv/nq0Ftui73qrTBfAyLqrBByLbHqiYJfAMEy6x/u/KrrCVjbDUmweTGtbPYym3slbWiwQrzAT+YBQ+dAPo6BKFOrCWyrEKsyD/Im7wFjCV4s8Gpu5KZyuyrvDLSy7ZouIkDbFfJwY8ptmNzy5x0mqA6GGRbYhXfxBM5gPUVfEp5q1KXWguytOO2jC2BuB05Nog6fAIVy4Hv8cmVBcgX08yoWhpxYcKRi8ve4CqKPRyFMzxgIhlExFxnosyG9stc/KR2vswBrsxIV6TddKr9mKvnZMtXzLuz2qUqS8zIFRw+XqtrZsmey4hh73ABApAm3ByKWQAj+AboawAl3ssb+srIPry4WDxml1n44MtLr4XLPYb0uMi7R7v7xcx8HIzPjcF1X8uGacxayMRouABNa8kK1mEExVkf2gASKEZyuwBC84mzg8zvhoyQYDyaXrjmOLRHFsm+1zvvubvkxsyR+dzE+YzyadF398bbYVzY4lpgWhRnP0SsehCGGMiS10B7oUBN5ICq4shRnsxnnYwFE0yQ8scyKdu5L/dMTcKX1KTLm/68kRzcaIK7knXdV1YcrfI9HJpGD7UHX3dAcrsE8DwJB5uQ8wvYkzkAWSwFR5wA+k8EEZPc+HKdEV/b23/J8sbIcbPZrmm8YMBtLy/NMvfLpva9WGHRfO3LYr7cOf59I+RlQeoGqbSGfDodArJFCSQFVPrcplLNW3u0FCbHpHDcSY3GaaDM+EvdnZ+8nFG8qWetiwvc/1K9jYOcQn5Fc24NBO939F4V838H+OUKxfHEwQLdSjnbN4XES7XM4aBtS9y3mPejP949FTXcwQe8yU3L48WxCwfdgpXXSBDMSvg5HFQ8YItYL9xGMGUXX4tAKkwFRKGcsi/9fJJmzRP915RO3aWHbcZ4x8mczUm5y89L3aUV3PI53D+9Ddho3VeJXLQyxNChGDqkQHh5cbd1ZUzJUQHpScgN3Z6Cy5bWLX4yw4GQ3dXSndHe3X4kzgIX3XxOzUsavgVm1tiv245izNH5USAM1coxBgd4DN89l4JVQDDykDaR2YSB3Y9q29lPjhnqfLC1yifyu8SRzg2g2yDMzYrW3P1CvjVS2se5otGKzaDMvOcAIK6E3WDPHbCgmKaFQQWJflLO6sCH5H9j3iN5TXuRbdG2uV1M3DUN3iDl7Uqf3JXn7SHqjSNt7ZMCszOxoTu1dUdXYR/TBcK4TTXGADFpAAIP9HAAWRfxz83OLN3PQs6nMtpx1744D43++s6rbL5FeM1AZe3XW+eoeOzwxuxUiuXXEDtAiB3he3EGl+Cn5JEIqgCAowQt+8BASB0ASn6h8e6+T8wzw77aYuPife531Nx7Qu59uN3YRO0qyd4LeO651qw9Bs3Y8qeBGB5jkmfBexBfwUcghVEIoQYAK1Dz0duXd855Xr4nQurXkrVe2MxK0u63r+7fzr3LX819KOEOWO67S1cGGOLQLp06tRkE0T6W1EEd+WZ1nAD2RMEP3A5hhOocYN8Ozbz/6+8Fxd4lSZ7XI8xyqv5E0M69ce7jBe4FUR8cyc6OCd7nNubHPSD+j//eMYhxGuMIYnfxA3UFhK+YLcavOQjPP5bbqvjvFSLsJrd/Cj7vJWn9wIH9T6zfIE4fPLnOv8HMytNbz6nuY2sGMMUfL/Z0ZwvZcmH4qgwPUpP+iiy7ctD+IsLdd7LvMcTbHcDuje/u/8vc6EX7dWgvakTOMAueiQmd2QbnWT3hA3UINgHYMCQeEjlO/wCe4iDqdgL6+Lr/Ue6oOmDeCoLe6h/vgMP7KOT6+YKflSDOanDCmhSvXLF8Yk3w9MD0MQsQiKYNkjoFSL5RAhZIMrkAV77+w/SvsSa/aB389jH+jTjcIpnvgOz/39Ttsv3vAsvRC638dAT7/aArvW72sn/9RfcM9cdCmDx8VPYP0MPdnVC11UoA8Q+wQOJFhQYL99CBUmNNjQ4UGGCyVGpDjRYkWMFzUyfNhw48WOIUWOJFly4MeMFE2udIjSJUSILycSlMnRJkKDNXWmZClyJ8qeKX8KJboxKMuhSCv+Y9rU6VOoUaVOpVrV6lWsWbVu5drV61ewYcWOJVvWbFh5kuStSpt2HduzcatKUnl0aM2Di/rdqHFnhAy/IwT/vSNDgod8AzU8GCxjhY0HMgTfsfFK777LeFsW5XnU82fOC5XeDV2atOjPp03bBA3TLuuSOG/WbR17NdDaJ2/n5k1z986gwBvKJV7c+HHkyZUvZ968uP886KXWQY++zrlZur6T9i4oGzOSNoPFj08wYxGoSXkWLZY8fkR5UnToCEy8EuRr1flXmxTO3b9t0v7rSD/ZAtRNswI9+m1B7giEjb8FHbxPwAP3sy+j6zLUcEMOO/TwQxChcosttdSCK8St6EKtJwkxomiRG35wzz0JbDgPs33yyOeGINobocYsXnFlkZgs7I5BCgXUDMIWmywNNCeNys07Fh8cKcEiqUyyQv0a3G1Lz6Kk7cIlh0PxTDTTVHNNNpGbTp5SoHszzjapyo7LJ8HUbZRFRkmon378hIiu84gcCBRQbtwH0Vde8a3KFSGNcNLtSOpPTzBVwxRPAw3MkjP/17Sk9MveWgxuVCf1rBRADOt09VVYY5WVw7ZIHFGeWZtS0corUS3NUILyyHGh+RYtMsfELlMEWFA4JSonJDetrUxLfRWTWkmv5fW1MLcdULdPpbXWW/yMFLdXbU/F1qBc23X3XXjjFbE66uC0rt07P8VNXERZa9YgIkGpxbs8BM0nMYQUUYRcBSMdbdx0WX3p3CQ1ldZBffPMWEosj9TW4dZMzRbiSVUllUmh5FV5ZZZb9vDWEtfCFd8x0SVZSu04wmkmLalMcGKPT6a43H0lvvnoCYlGmuELuxXVJ3BdvHhcLy8d+qGPlS66I5e79vprsMWiLk555pw513zN3VS0/56jhna2jm1+2uisLa523atDLnnqLvfeuLO4nRWzal/VXXpVChGXO+WwG3f8ccdrXSfmVe5Fu+Zv64bt50cBdy1UUIO2Om+Ut15c81RTOxzzbp2uEnSQtxSZN8VJz3nwkU3nGnLee/fdXbOpW4dOmm/vTNwVvUNt7rYDx5p1ule3+/Rnbafdb0wxxl4456WH3vW+H0Y9dNmFvhvU39NXf300Ya71bLDcl+QfW00cHs617jexXnuhU8v/N+1qbqLzXs4+B7u6OIxzSfub7qwXErxlznsRA9/qruc6pSBwgEqiWqnM98AGFi531asW+0x4QhQuZ2xlW2FZ8Fc25aTNgf/la5vUmGe8AzaMaRIcn6eohzMQqs6HJuubD7nnNsEdjXDhI9MENVaxD0INaPtIYRWteEW07K9Eb4HfVyZHv8m9TxJhZEuc4lTG9wmPbDJbY4m+F8LUhWszGcuhBjE3xCDykITR66EIK0hBvWGwaXDboQe1d73RgTBrhpuizbD4SEhGMipzelN0uugV6DCFf9Kp1xm56MnqUK4t0rHVdGR4PL5tZibe2pkN9fhHJ9bueRHMIx+fSMRRwRGVR6zj+JaYyxH2cZU0VNsPpTYQSSZTmVaUX/7cJUA9LtJZCvobBKdJQFrWMonDtKUwscdIC05JiK8j5Ab/MztxJvKB0hT/H/kWt0x4xjN9K2Qh/p6JzaHFjifm5NgsC6nKWH7TmtnU5kCjlT0RGtFC3fOlIf3YRG8ykIPqjCYqkSlPjGYUbGRsyxhPdLnY9dF4/NzjkeiIz0YWVIcz9GdEHwpOQEJpnBks57nQOa0orjOc7WQptCaiUaAGVWVjq6Q9i4cniumzp54DqDkN6lKCjrSkKu2mO3FpMYUiCIm6PGQ6X1pVb171lsbkZkGEela0yqqZlbunAgMqVbLO0aICpeo239jUgN40mEoUpyAhZEfkdRCRxVTkTiFq1adSJK2LZaya6Gm2exrQpttK6Uq3ilSt5ZWwLUVsXaV4ULF26qC8tFJD/wfLxNJpVqLnzGlFV0uQxsZWth3i6BY/Oito2jWOc8VrWWsqKjx6drOuVS1dDxtT1fnVNoBNJWr1RlHbsfO4UyUuQmZ7XeyqkF4tPGodcdnbY3LWu+HlaXErW13yCjex0GVtEUe70Mua1qvOPR9U7zrfsX52qVTMbn/9e5a1Wg63KhHpNfWb3gWWFrTqjSpKzbvg8uIOp8qtFnPXJlj8nlenyK1vZzl7kf+GWMRfeawlI5s3pXoYh5S9L3rt61sXt1i9XOUtFN27KtIC14m/nF5qX4xQ9loWiCEZcZGNbBUyhtF+bS2ugdd7RyfTGMaebbBUfxzkA3OYW+WiaYID2/9VnGI5n4b1MXU/nJIjp1nNTaGnnIh3OdLdcKmrlPM/hfzg/epWxjPucaYS+l6t9nLHDqVvXMPqZzFbOb1EXnOji7zWS8IKmiJ9rU/nmmAdy7KuVdbzlc1cZgkHksuD9HJzgXna/G54aTD99J034mhYh3iFlXzzgLWp4RXX2akx9jSoazxjS2t6osDMap4YOmhU97nDPw6tis9c6d3FWtrXre2tmNzrLEP5pIrOcx45LWU8t3rZq+7rqP9a0y9/VaaJnqyWsz3kJ6Nk2vOWLVE7KWBZpa2w8A72ZeXIak9PGbz8Bna/2R1mYgPa2PFFdoaN++4HN7vbnfYMvS2+WEj/Rxbb6H3bpSFM5VTzOtwTHzhfJ2zu5aLb1Moe57dXTjKA/9rVnLl4zYVaYqPCOYhzTqB4MxvwPbe24BSHdnsTjmP4ClpzPH54vCOO6OE+e9GxsXnVM1ptj0b6VZN+utR1vG2iB33fzi450Ek+893KlMK9sjCQ1d3ykEeXzGANuoGsfnd42puoJx67wDGra7ibve5RH/qp3Y5VhQPt2EsntOF97VKJixvtYvcY3i0vyYzTbOMG17bHha1Slwv+84bGsNpRXmGVXxjMzyU8iuc+boKXfY+Xpz0WcV7rfHtb5q7EKyxFP93YF97xUEc80gOtYMYnu+kil2/ihC57fda3//bTTyHWnan5cDu94xINLshx7fWRxx32Jhe14bqMWdW/3feSv5p0Hz916M+V+vNnn97LhvtY6bv9n6azz2Mu+Pfzu8JjOee7MaHJscnTq3VTP6eDPOITvwS0M4OjPwr8ncwDqa6rqO1DsI/bNAjkvN8LvvFLu+Q6PbZLvcMbvgV0ufQLtQAcPFmqQBmEnNvTOlfRv3ajrv7rvZ8LPwF0sKIbOgIctuI7wKRDvgJqvCFkvoYrwNYDQfj7oRmcwrCxvtvKPQdcnA30re7zwO+LvxCUwAhcvdYxQahpu8gbvQhjvzFztwaMQihkKSqcw66xv/vhu6S6pR20rPUDQLqLPv/hW0L/0J5iUzyGSz6H68I3PDRiCr0P9Do6jMSVCTCN0yyU2UIoU8NacsQw/ELSI8MtMz9SQ78UFMQ1FEHXc0MmfMEglERXhJcaxMMc3Jc97Lc+9EE7Ozjv60Ai3JtCDJ3FS0LlU0QmREQn5ESyW8RXXMZcsUIbrBOuM8YzNCnPe76CQsZOZMNiXL5BEsVzK7UWVMHAS8b9U0Xw+0FuY0NmXEdYsUP8k7RyfJJaJKBbBDpWFEMv5EWjK8JLQcA4hDkl5EYwfKsH9MR/BESIkwh2XMg2ucABK7AS5D59vMZHTMds3LVFLL0S9MaUA8dSFEjg08ZZJL97xEhwQ0izYkj/lWwfS6qnd9y6PNQUwKtHXCxJ4dtGlGS67fhF3AhG92O9QkvIJitIcgRCyrPIiFhJpQyRJKMcfMs/gnS4g9w9ijRIo7xIoHy9UJSU8/u3jyTGvULFeHTBP8zFiWSXpUxLWmlJN3vGNsHBY1RBdDzHmixLk2QwkBxGUuHJ6vFJraRJFsTFnMxKq0TKu5xKhVRLxbwOh4yVUohGkkS4TLPGW6vIsPu9FfxLcuJI1PPINKTMkBTLNiS3U4TDq6RKh1hM1WSOWeOuWUmLcEStuRxIZrPLm6RL0dTLIzK+hVM6YUzEsxzDqLSxJzzNwzTOpVhN5TwOrOOidoHNn5RMxDTN/8oszMsUTHxEzqDcTK4cRa/8TF0UyiAcy8gcQeq8zuOEreVcT7mwv5yTlVWAy4BUtsGkzeyzzdsUzvGcz71MPGA8xN+UTlPUzybsReukMcBsFfZcULKgRLUaHsgExcxUnuDUvQPFTrAUT40sQ848Qc8kygwNTdQcTbI0z9nMy4dgUBUVi+CBrHYsBbaATeKU0PREz6E00aOkqgHVTfjiTUP0zegcxxCdzuYz0KI0TCE1jRVdUkzSImuLFTj5B+gsT8LUmQrdOcs8SQyt0hLdyofpyvPk0fDMyBNNty7V0PpE0WhjUja9Cvd8SceqnDiRzwkVRy7dUpvMTyINU+DcTf8jPL7JDNIEvVAtFVT+zE2KG1TGaVNGpQoHfZUoJREqrdPtrMojtVF7TFIS5NDu/EZSBM/itMkaBdUd1U4RRVSRaFRVlYpYnBUYpdMeHNL/q0scTVPhKlUBRRK+7Ccg1cxZHVM/bMQsDVUC/YhVPVanECPJgVKmgFCA1EkG3MRhxcqz21Nctaa1m8YPFdZrRdMcJVU1DTtRzc41RVZVpSQ1csszWQv6kVExBU1NDb881VMk3c93NUQf/c9eNcfSBFbsBFdbJVZrLQpzRVZl3Z9cmdMNvVMJtdBLLdR/jVcF9NImAtMyZVh4tc1RBdGF9da7lFWTKNhjbUuXVFcUeYv/doXVca3WsJTXWiVXS9XEe/3PfO1JADXUXxVYTCXNGZ3WYa1XJRVZVT3Y64PUUviHV43WWFVaLD07ahVJ++zW58lWbEVBgH3YT/xWjm3YVdRYmE1VoW1UdzRZFFkFKX3MXJXafnVZMv1aaQVZjNWqmu3Lm/XVlvXXTOVWrA1MiHWJsBXbrBMlWTnat4jQn81auJU7VN1SmcVNpk25DtXWT93ajH3ZgI3NZz1VGKzcnvhbRm3R6oiV6ZBSd13axlVU+2rbja3OK03b/pxbXkVCnL1bne1bno3LC+Vb6fHcNiXaK3wVhU1cxG1dVbNX2928nOXabuzUjpxcvRXebQQ9/7u1z5XFFN5l07Fl1pRFXaxNXrYVOXoF2oul1Nf9096U3enV3MAM1p7N3cM93tC4XiZtTKg8Xa8d0zg70qdd3IGFXmoyw6rd1vYNV491W9zN3Hm1XK1lCfld0tt7SkhV2WLtXtpFXscNX9s1U1/0T5vd19uN29rFU8o1XgQ1XWtp4BX1XbJFk8nhXAW2X+uxzv0dUcet1OX9Uu/kU9eFYdU1YCOd2AKuXnFBYRVF17ZsF7RV3xBeWwseSAy2UQ0WLdhlKvTlVyUmVBF+Xqhd4rwiYgZV4UrE4h7m4fyduBnmX/jV3Y6L3AB23gH236jV0fTdUyE+Fy9e0LakNQiGyf8rpmAm/l7wfeLrjGJd5WC69eAzNeH1jVgtXlzdFaY7Zs+DdU7sE+MaJt4YvtQz3uLhND02/hY0HGEuj</text:p>
      <text:p text:style-name="Standard">mPptWI6vt+8ieT1bFWdG16W/ePa9FZBFl9C3klDjt1AnWNUJuGdTeSZDdhHVi1VXk76hUdLjmP8TUWR3GQ0LlBOxWFP/U5RVuMJLuUPVuA6vpphVk6z0WNZRGYallhabdtZhuKr7acpvg+/NOVd1uFentRDDecS9t4o2ebVnOTfNWZOHmMXVtxlZlxMpuVkXmPm7Uw3PmA4ruaYheeufWEfBg17Vs03XWE0gVUgjue8JedyttNfptt05r0qvmZxXuSMRuj/LQ5mqIroxSxmmGzmSyZjZUZUZpbnCR7ozvnkqbXaaX7fl5ZjdgbabLYdlVbMB/7md77cCgbkC95otYVlz/noPczln3blfWZfk3Zknr6yoVZL+aFkOONlfrbpmPznmR5fU01omAXmqDFr7nVpUl7oTR3eoLaerU7L4HFNWwNntu7j1M3ajeboQdxgqO45RGbopMZiq/7hk85qH6zrpZQcwa3kBT7rfi5jsgZomy7SG67YHN5revbjnrZmX77kuX4gx1bKNpsO6TBq5d1hRtbocm7qz+aZW6ZiqRbptqbpNEZgxcZqSza7015Jlr5Bd8bJUSbRcC7r4qZstKZaUNbp/0au7NCGa97GZlRWqeBWyW7G69xj7uV26r6WZaYm4JE2OX/0bpjW6+VO7H302d/G0OxmSHzeY+JGavU+ZuQ2XuX27E7OQ4udbPDe5+il7otuaKpeXTCJ74WcaL5rbRBuYuH8a9k+bCU6b4EOaOMG6yx+48V+b9FTcHYcbmh86ADFSzPGbOnebfw+ueaV5ugWa8oWbcOm3uv2LBBfR9C1lxNz8PKOZdie5QkP8NkB1JrG8J5GY/YObF1Eaca9cWbEZ4o+k13paBiv5c3d7wd/XGJq8e9WZJ5+a9YdbRp3aATfFCdfRgY/Kh6f7QwM5Ngm79wGsx8NaTHn66p+7aumaf8mD8Ezf8VHtbUyV3EAH0n9RvHMduaR9NCD7u0UV+gwn3ECLe266nNXzHE4HfF3zvOSXuo3b+7qJcMOpnNI//T1xnNG5+U9x2xKl0Qwxj7X9vSXO1Est++j/nKpfG4B1vTjHlgZj+sgrvGCW/VIzN7iseE4t0S/Hm9YJ/OOxeUiT+9nL/VNb2/39XBDTwhhp0MRf8s+hfOYTu5rp2bNJnRWWutBJ3X+5nUC79gelnT1yvY5tHT6HnFjZ/Ms/HFBDnI7v2ijWGfc9nLENnVq31vG3l94p8JWb+Uet/Wxlulwt/Vxt3JFp3V7121+7vXqlmtgF76Dn8I8PmLJXnZBn93/eQZyb6/4hp2Y265zdM/RJIdW3wZtZu74GUz4vCZfaG94cJ/1LK93LT4sK8/5GF/3NQfqjb9JmpfBuw7dkDfyaIdIfH9ifW/5IbSaiAd4Cn55jHbnVDf4pKdAyH5Shcf6VybPQud5nM94iQd6zBV5oR/4Aifto7/Nrwf7+5MTE2v6Kr9wqHdzkxf5Avb1KJLGtMfbcdb1i+36h1eIuqc/m+/uY9fw/OZTnkfwq2/7EfpKp3f0t/13Aw98Eqfrxqc+I2Z6DHz7/u1vJ1b2zRdydqcokt93i9d6Kk/qyJfX0ac+KDdqZi/7WL/yxbd4vm90113DnV7xoX90wf/8sDb5/9yfPpJ10dPf9SNX/emU8JOncMFnr6kGfSQXeCXXWcWf4Yt6/st7fKjUfobH/I8Nft+3/rV/Pw5HfS3F+Lgf8wP/e/4yf8srfR0HiH8CBxIsaPAgwoQKFw6UtK/fw4gQJ0qMuO8ixowaN3LcSPFjRZAiQ5IcabJkx4wnQaZs6fIlzJgwV6KkKPOmS5o6a/K0mXKnz5w9h47EOZMoUqMXgSJlSlOpUqcWcTKFurQpVqlaSWpk6PUr2LBix5Ita/Ys2rRq17Jt6/btW3mS5K2SK3ddXbh6Dco1unWn1cCCed78m/WwYYiDEx8e7Jgw1aGPOTJmOfmq1MuaETeOirUw5//NoiNT3Gv6NOrUqlezbu369UJ58taVkr1Odm3Yalc5rDqac2XgLX3/Ln7UsHHKwoMP/xwzuOXL0Kf6XW69aPLQpCVbne5de1fd4seTL2/+PHrWduvOnZs3PdhSDmV+D5pdOkr61/dPX8yf+33NYQcaYJt9Z2BnAW5XH3ULAnhcggoaNxJ8FVp4IYYZavjWbfKU0iFu62yIUF8FjsYgig0q95SECjLWYorErZiUfgfi159nMYI3YYTP0QiVjkFWlNKIRRp5JJJJuraeXZLgJU+Spawin48MtvgYi0IJuaWKOf530pUzRlfjgzfup9lWYVb55ZBemghhZmqeiJKSddr/eSeeefI1W22z4QalkXT52Rtkc3LJ3EtZyvnbixIemt9Pzq2Jo5mIOvgomNmleSmkQLKJaZfh6TkqqaWaOh6T7QmKpIf/9KUlm4t2V6ZHn9oqo6dcyooZV5wOiOZ/CMa5a6065vojnJIS6xhNpzr7LLTRptXhh7KFeCRdtPFWqGigNpqsfctO9m2A3rbZ0bDgWifsmceaO2ZxmxJI67zvtuuStPnqu+++qd71XpG0ufoquraKWy+3Gtmbon+67popwhADS+m4Oy4rpLv0RirvwYHtxC/IIYt8p219Ugsoku112u2tBkfc8cQWa9rym8Uim2isMVuasb33cTxpwr7S/+wyTCMbfTTSFfrrHsojAirbfDbbCDOsNfO6cLCCPUqsxEB3XTHFWAp3MMZualzwz1QLDVLSbbv99mrUguihiIGu8o/K8Oo89M5kKqZ2wzInh7WAN1d9L9iI88z3yoz2qO6v1WHd90twW3455mgt/aSSckWNEcOAb6ws46AGXrasX+NstdhhMzs22UObrejqj4sOOZ2Z674773vSZtuf2N4N9bksT244mbd7DLuLpTeuMOmHU376ulo7T3u80deO/cvHpytT7+GLf/nSqwZayj9Sfh668tDL633Wyzuc+vPbB9264q8jFzvqXt8/+vfaJ72hjK+ABjSa3KxFNySJ6P82hMoe/LiXPAGu7WyO6xkALSi1/FGPXIszl6OQN8DIVTCC/yvaAVOowmhtDmBFQl9t5sM+CjLvatcj2qzmtyjVjbBX7Jqe9fYnrq35j4dosx0NN8iUFTKxiaMqGfA81LQNyeYfU/qc8W4oRLMlEXes4xEGj/hFMXIwiGXsnhavhCv7GdGLadyiUpwoxzmyimmqcqHdCGWlJMLRhiZco+QYx7X69VBv+AOi/AS3Q+ehkYQZBGQXVSIcOlKykhdKoLU+dKS6eQiLP3yjCP0XyUdqD4ygLNwYxXTGHK6yiGmEUShJ6UhX/vGE9LEkLnNJnhZO8Uh6zJkA+wg6ULoukP3/k1MbyZhMViKSmUhEJiP9pkH3PTOSjdIlNrO5Gij6SYp1Wocn91bLRBrSmjX0GTEL6UM3pq2D55zdKUOYSmUSkpbpDCBptKnPfcbFjkyqU4lwKDphSrKW82Rn/BY5S1TakpzVq1Q1w0REe5aTngft4hb5qdGNmgWT11ISlS54z4YytKIU9ODMwqhKCVr0ne4kaCNvCMuLUpOlCDXoOhfE0Z3ylCG8tJMMgam8dtZ0pPiM6dQUmtObirSZH4ylRKNJ0eKxEaqjlFlPs6rVgXDzZECFoFHrWVKqjhKlpgShLMWqxIcmzqlMPWZKp7nWhb41rDZ95FbzytPy4dGXAr3d/1ELatdSlrCV5VLrShH7VKI6NLBqmmhdkarYstpOr5bVqEcXWKdw6m+wdE1suChrVkPFs6WfLapbjcnWxcpUnnJF7WRN61mr4vWyts3mTzcr1PY5dra9lexoZ7rUqp6Wtb9V7XFdC9exLlOwyTVnO28r3Vx2NXi6Fadvn3pV57r0k6ZLa3GHmdRDrhaeaG0eTbnbXPBm965snC58KcnXXhrpl8FVG2Nxmt66Mha9w1VnaMl7X+OSVLjLZa9J5/pa6Aouvg52YmY1eV0BZ9eZf9tuQsF6XgWH14/lfakigStI5RYYth0GbXsXTMoHs1iFuVWSfUOMX8HpV8XEzfBjY//r4ROLeL9TXa9/DyzbBJvYxjQMbouTXMDqenPCZqxxYzG844i29ZUIJuuVnyvNAfO3ZQYusXp1zOEUAzmtSj5z7+b7VS53DKY1LvONi6lGMU85wJ1NbWHhHFcho/jEMJXygNEs6MxFuG4wBrEJo3xhBrP5zlYe8n+L/GcCQ7LHsiOxnivdZSg/mSSD/jTcXpykGGuaapN+c6TNi+Oo8jjMdkY0lZFL2BzrMM6pHrOeT9pdUYG610Zjcm6cLOtxWhjLvDUshSGLa7XuEaKNZu6jD+vjWdsa1USu9j58re2RqVm3/TW1jMVL5lAVe7y0vrU6s4hnS18b017eMph3DWj/efN62/aWVqG/qupEl9vYA0W2o78L6eKaG9ZaHviIgxzvOvt70yk2eETuLXFpiTplsebfxcf96n0DfHB0dnXDOX5why96kLUGcMglvfAj03sjE3+5s4BN3yJxFtr8pjQfO95pgfcZzHJWdLhJvts9r7zUKLc2uS0N86WTqtuHNnqbg67y4zl76KxGt81TDu9Ji3zlHj951tvN8FwHs+UcYTra8ZRvYR99pEBv9bmfvfPWIlzsq357xrOccGkbGep6RzrE2Zb2wSep4n6dNv2+XfdoB97sRN84tkveePcOm7bunmHkk95zsh+b60QiPOiLJHN9Z55w/ea8wj0fcLpv/17HBcc54qcuVb5TXvaSZ/e4J1+R0PNeQ04ftZETn3eQUz3Zd/8y5Nuubqnn+eNnvfSPNb9suJdd9Z/vPfbhs/ZDt930sJf+ED+8fJ5PH+vi/jnuUT/22aNz2n5fPKp1L/js0988hq+v15U68vV7H+/rfn7yhR34fR/1/Z35pd67Rd/tGWAAihbz4Uv9RSCq8EkUBRv3wV9pdZ3dPYzjyZ/VnR+12V4Ibt3wtR7YASCdvZ8JatwAdl/uSCAMLok/Mc2aHeDFPKAI9p8GdiAKLmD0kZbcueAGPl4CRhYJ1h6jleD1xSATpsb2Ad8K6mDzNWD4WZ//QV8Uah0I/p/Q+f/gEbJe+/Wd5WEgp13hxzQhGp7G/dGcDZqcErKgF35hEDaVFiIcEIrfFLYhEWKeC6aflAmg+rlcGg4iXIwe2wHe6TkfNM1hHjZbFlLhX3ngEOYgFoYhEm6hIsLhCAohTxCiJ7bF71kcJLrh/mmi8XHhHY6iCKYiD3JiHM7ZCS6eH/4hGbYgTnwiLk5LiFjL75CeKSZiAcYdDgJjEZaf3TniKW7iIxbjHuqhChojC0piJ+YiNZJFKB4eRg0jJhKbND6jd9niCrKiFXZZ1MViFs4iLULjJMZENbZjWBjiBSLiDqqi8I2jGX4g/9kgMq6ePQ4W8qXgGC5jGRLjVrijQfr/1Axmi769IsZ5Yz5KIQFqY5XR4zbqoQIGHyc2ZCX2oRxmImC1IlUcpEgihEf1opPF3zyCIylKJEHioxXuYzdapD8iYKs5ZEUi3ToSH+yMJE8SxDXiH0PeYCnK49zBJALeoziyJCDWIU3i4zl2ZDB+ZD/WSE9WJbAZGhSiZOUF4j+WYkQW00s65Vc63819nRjG3kNGY1GyVVX25E+yoa4NpVrGpE3uDVKOH0iWnkrSHjMaIDqmo05eojG1JU+WpAUCn1biXs4xYktiXli+3j3GXlk2oyrWpSZaZlquEWGO5FtSUc2Bm00SZWTm5fK1ZFIq3lZ6JB0ai17+JWBmJlMi/9dmiuRVfhOpzVYjZiNjjiVY5p1RjqZg3iTjWaIzBqQ65t5ajtZsHmRn+t5nwkxozmVyHp+77eBpvuFSUqRZmqNvKuVQkWYRLadBGubMbci2IOdFBmUVgmdK/qaW/WZjYuRk8uUGWiZOGqdAWpB4umNzXoi1POd6BidsbhhwemfVqWc+XqdXMuCMKZsdQqVMdp6BFtJ+tmNtBgpdxBB66iWCriRqTiQYlp8fciUlCihuwqLP4WdgXiY/4iFGVGg19meFaFJIfaeJimZ8TuU3UiFmMiiJrmhO9mBfQpprvuZushOMUiN5HkldyMa2DCSDLiZ7piafJWh6YmR2yudMdv8l1tkni5ookF5ckuaijKaHXKQPwfybgOIobyqjkCJoj+ZnVC4jaLIfykFokErlhALimOLihSIJezzcRUqpjranWLopfBoq2c0nca5XXd4nWgqnFfbpJ5YpegCKhqqpjbGpomIndkFinNZintIpdIaoABZpOh5p6VGqJy4phloRlXDjD7KcquYmZEoqOPJhjuYfo1KmFnoppOYfrn5oRrAqIVoqfNAFgC7iGHIqleqchumjio7oXnJog9rpqeJpbBKqmz7rRxjrIP7piNyGq8TqlkIorU6prVKnlV5pnN5qllbpak4WsH6psOoqCoFrEyKr/d3NKoBTnfpYYhYosb7/afNt556GqXYabKLKHqoaacIKpL6ioasGysDcJoEaoY2qK7W6lQqyZovKJfxcXe3Va7CiHr7m68TCIL+ax92ojEauqaDS5bTuaK7WrLb+aME2Zcq23sMCZqGS48oyobhuiMAoa1h567aiaNCuK/q1axcKq6hW64lyabuZrL0GI8iCxtDGYMueR6Z6KK/OLMF66oHebKS6q2pG7KcOKZHmLNXGpdkO6kV0LcvuIhRhi0A4kNvlZvWxrbXCK6K67a5OYq8irKPi7Mli6d5BiN1K4L80iflcoP5pKZQqba0mo4ghLsemZcA27p3CbYfq5tzSbd0+bv1lUgVi5ZGYa8Za/2u6LijmRuIqii7OTu0oHi7DtiDWLm6QyuuMoG7qJmRfid6y7i5FOmvglm7IHizy3q6IlqqDZqvavuZxjm5EFqvwZl/FAirGbiTsxm63lu3TDm7PtqnY6W60Jm6k+q7UAu8RbW/2Re4dleeGHK+CLu0vFu74XufmPm/ahmM5YuuV/WyqAq6P1pv8Ep7qdpOEPZ2pZqT4yq7alu/HEi76xubIMm2J9W7W6u+A9u/5LXDvfS164G/bUp/y2m4Aay66AjDjymKAgi71Opz1lmjcrqsgkjDocZOfHKYoEnC8km7TuiK7mi/tkq9FFp/V/qrifjDKgu+W8XDogZOg1K8vNv/q2A4s/7YwrP3v+nauwuZwCiexz9ruDY/xwv4sFfcw3lJgDcKvGhMxAsupi0Lt8nrxHC9q316e+Xmw+2LvsLKnSbQxA9uRFRcvXGoxH3NxBoOpC89qGBcxDscsBjssGqdxCDOyfhpy2v2wAmkWBG/tlXLrziox113w+XaqCictzzpx+0JxJspxn3nyJ7uHFdMg2+Vv8konKkNvIoLxvFLyHEuvFL9t9WqyGBtx5dgy04Ey8AAxNq7ycZoy81YwvamyGT8y1arv2V7tEwdyhNKwHDrzMxMv6/oVDHMzLQ/xKX+zMPMyMFeyMZNyDS+vMi+zO4OPOcNcJoGISY7yoVb/8wRfc9Qq3vvZM8328gZz8rUBsiz/MiQDRT/7s5Owxz/tMog28oZKdAxPZ2FxLjEP8hoP80DjaiZr8kjv801U9Ms1sFd520kXc0FTcMcG3XEp9HSKrCs7dB3Gsjj/7jG/lUtP3HrkskJqtO6x81DftB5zHFTDMCRj4OdS8yDbsDKvdAIbRVFLHDTnrUyXL0HLrVbvM5d9m057tCB7MzyDKpYG9Ti3c4l29b2Z8HmgsOk6bQTPbll/IWtJtdRSdT1fcpgmcxr39fVaBV3b2z8rkDTj3xHTM1nXcQKfdaxZtVN387mKtLRONVwvrFzv8WJvG/1GbhY3L0N3dBeLcCSH/7Q8PzVsVvU2124eqzRlJ3ZgjLa2nYwDpzNQ6tw7V25wM7XREWvD8vUW97SvuvVUh7CsIveCJoZu+5pdmwdeKx8r77Veh+pfW6fNDneUDjZmbyIqbqxNY3VuTzeoNXbewvSfgEifQBF8r65jP8m/1kaTdsi/Mo0C3UZdaOj/gTfJ3rYdp3J3Cu526y9bb3RnBzZJqzYLhzNwqPd6X7Tk5kUiX/iFIzVGz+CTtMeT1AZ+S5GqxPeHqMpcSAnforZmO3J2c3dUK61JnzdND3BaC3BtC7J5zzM+OwaFfxpvy83A0E1982J8v/HvzLdjC8p/ZwsvYnR+8yLUBNRjsrYwCv94giP0gc90jiv4Zj+vZCVjsL4440LHjw+ampW2hdevkxCvhre5oHwIfv9OiYMyiKtKJzUecRP2QX803uHcJBs0gat1vPldeU92cxu2j585mrE3HLu3FDlwKNcGfM9NtfxzXdy3oHQTlM/Nk1P5lsO4T8O2EVv2e852ZmPvgos52jq4c5Ntn0cxczB6o6/5P2U4mx81iHf4h6t5iEtRk5f4yaC4XajPXUL3cO75nP65d7+2q0v2DI+3od/xvIl6LeIHrZ9ZkF+LoxO5D/+JpIe76mY6sAM0lEeRp39vmWF5E5O6WbdcwY53l2tnQy93q5PoZy/tjc+79mZ7i6W5rQf//BUnMoe/eYbLebbEULFDEbHD+XXjcYRPL5m7u183O16yOw7ruLNXeclSO4Zh/FYnjr8nmaP3IqSbDLg3cLdfeohk+u9E+RU7eX9nkro3uLVz9s1XNryHemRHPAi/ulgz+DH6uSxznrxnfE6N/L8LPIa7+R3lcq8HfNT/+ogrfIoP+12wuYxPPDkjO43HuPNu/NoivcaXcdBDPO7msz7v8d4oPYtt+wKtPEAfuRQpOW+Pe5zL/Gycezf9syTUPHNb+YCDfKyHYLyjus+XNBPjPFN6cb6DNuIXeKi4/YMB/NR3+MA7faoc/MvT+cJTILE3aZpmnrJHfqkLPkhb/Hej/35il/3qB7jlHTqi83h+gijlO1jJ58bJV+Ckd8htsLy3t3zCb7p+Z/jcrwfg+21Ns37iU9nhH3fzu369z3jjE/3j5/DRk33S3X58qfmq4DpfQT3m8zr5S1HVS66Ja/jvj77elT7083uiB7Pqmz3tv7p49zzaS34+I7bH3xj3A8Q/gQMJFjR4EGFChQsZNnT4EGLEdfLklaI4seK6fxQzcux40aLHkBxDYhxJ0eIqeSpTYpS3TqWklS5LrZPJUtK+fjp57vS5D2hQoUOB/jTaE+lOokuZNnX6FGrQo1OTVo16NSpVrVW3ds3KFaxSrF7JgsX6tWzZs0zThnXb9udauf9tz6qVuxTuW715+SK9K3Vv4Lh/AfcdzDRiYsWLGTd2/BhyZMmTKVe2fBkzQXk3N3dWuVESzM6hY3rebHPl6ZuoOYfmXLOlRZkyLU6UnRrlzJxP6d41LBi4V8JDf+cdflzv397I2QY3y1xocejToztfDvW6U+liqXdn/tt7dfDQt2Y2fx59evXr2bd3/56ky3UWN+Z+ad+kx48vT+7PqHKV+XDDqDSVMnoNppy2qsu58BwszDqeHsQrQumwa3CsCt2ibju/jusQRAknLCq5DIX7TsMQVRRRuRSfGy5Ep96bkcYabbwRxxxvPK00zv5BrcfUZtONx9GELHI20SxKqSL/I2tCSTQoWdpMu8BaXBFLFj900a4RmzpxLisfjLE7C730jcsNL+ySNxfPfPPLCCc0k7ywdLwTzzz13JNP+PCDsj7/ngRJv/5qI6nQ1KYMkCPRbpJNydRK2Y0qE4GDc7oOMc2SzeaMs3RFDtPkjjBONYQTTLTURM7UVsW8clQtYaWzqT5tvRXXXHW1FUgjP0MS2NZ6de1IYRGMzcmLlGWyppiqTJVBV8lkNdYFMSVu1bWyKzNN72i9tk1p1yxx3PHA3VTOMU/N9K1d3X0X3njlfSy+RulD9L4m8zVUvpKgFEm0AJnMN0gEVwlJQatU3fZcbd1EtdpX4/z0KlNFnbbU/4i/HRHaZ7OFUeOQKUYzS2o1jWrelFVemWVdg03tx9ZMGzLAJIOseeYil5TUSZfiM3A0Tz8GVeRuURS3YRKtDbNTbk++ON2kJy6a1KmXDnddqb00N7yNQSar5bDFHpts9fA1SaN61eYvUZE8EnBfRZtk9KIee71tpYQPw5phrcuN+kxxK+Vb</text:p>
      <text:p text:style-name="Standard">4r8xNtnor6m+FOKOKXSc5MUF93DWWBH3utayNd+c884bGtY00Bx9OaZhQZf52Jluo01ZRFWyzSaimq5Y8sS3RDppyA1/sWvb6+Tab/EWJ/oo2jEPnt2+5sz66L08fx766MdeW8BA/dU3P4C1v29QKVUfkCKcbW6yNf+ljWcc+fOB57j24gmf3WrLk/c98sl17x1+CK9W3P7a+Zf/f+uDivQIWEAD5op08ohZsRgovtGRxlejiRSzkqWf/xBqN8IbHNPax7wAhkxq9/OYCG/3MKgpL30aLFq0eBc/FKbQW4CLoQAzBpcD3hCHOazR2QC1tv3ADV9B/NPceEa3l9gNQY/S28IKB0Oh0dBB/dvbE5s4QgA272k17CAJTzi0x7VQi1IcXhivWDkoPkWHaVTjGi1zOpgF64FCMt1qxkezjCBrSIdyG9DypkL3cVCMI/tgyXLnRSbuz2kmnN8LYTg5FiISW8dzIhn79jsZltCGbNTkJjnpEOrda4j/1+OX2/bls2Z9z0AEMhIEbyMbWX2xkpM03xlnuMVDkuuWWbycIs1oyz8GropUnCIlfQlCYuqyfh5cSyeZ2cxmJnCBN/MVax4YR7tNiYJ5lI/3okQpQ+4ukLgcZMRC+M33gbGLtEymINPnSOKhc5aXlOU4uXjMYPYyLc7U5z7TyMOMWM+U/WqbELGXGwDNTT4F4xmkMmjF/M0TmcsTIzjNKTtjWjKiDgvnBie0CEdYgxaOyMNDI6kwTBbTYvaUpPqUKRd+vhSm0nPjryBYx5nNkUg1NQ1svpfH1hl0JhVZIkffudGKFpWchYRkLk2KP15iEUNOlNYi6DGQAiyCpUS1/6g654nUeuLznusMTkzJWtayfVKB/hRloUzZuu5dUGDgYyArBeQsimq1q/Fk5NaKeVd4CpN+9IyqSvt6Jkf8YCAJcARJ9Uo5sBo1o1kNrEaf+hezXhazKYPmTKdpU52iboI802ajvHcwoTa2akyFbFMFe7hrfbWksAVkS0/KTuQhbRQjGMgIHKEI1f5WtnmFJfqcutfaWiezyVUuAkOZtn+hlZQEXetBW9IohU4pfFRKLWr/CtHKqmui54RtSjH63Uei1LHLc4RuB0IH7m7Xj+kV62oj61euinewyFnufvmLJ86K7poRJFbp6JhAnsbVp/kyaCkOliD9vRK/9JXvY//L+NqjAhavi6Rtay98LtztoxYFWaxfIyxO4VI4w+W1LWEz2V8Xv9g9aLWeW2m8veYCDEB1bZ34ijQR22jXhd2VZX1r2T/7srbE95WskoNs1Df5pB+OKEgtuLjU80rYtcCVJ2VXehcYfxnM59ks6hpIzQDbcXw7m1KCaYzmB8N3uFhGMoon++QOb9XE6dwyh62stQ8DRcoEGXGTJ/zePJ94vkI+bixnu50wPxrSklGrcwUl0OjaR61yq27dVokbRCUMw4XuKpETaeQkz5nQXb7yhr1aWL76JA+jKIgrOpziVsuZyStcdH6nE2lf/zox/4WjNAesmpxa84497Ywe41P/xzcvGb19XjUhGxZcQw9Tz8bd5Yr99ueiBHoggw41tlWNaC1jW8XE3TaXgN1udydExpmOm40LWukcD0yVSeLMvlYB6jiL2rvlTre3/z3ei0JV4Kl2NfsGI2uCuMKjIBUpwFW4blybV+G5xnPCXfpuj3t8zA3s7LAFrDMirs4/bBvSaRt7agkPPKnVvnNsZ97oPbO45o3TtXhCTBBr+GAg61hELUBqjVqYmOPmHjeqNcxoLlfr41Fv96QBamMgYhrr9WbSohLaaT4GqN8Qznm3MV7kDh75l2jnNZ/DCu1w2nlv4BYILWQwkB84QiMCuSrhLB7tmN+a1S4/NHWkXvhI/wv7s8gu9oDNHMEDCyjBAWWdK1u+dDnDPFRKVbTlxY55dSP887cdowYdjpARWCMIdq+FI1jPevkmXekbH3y2x57xFBke92COdyhr7ENRBvTeckUibsBOEX/LHs4BD3ypzy54dHNe2zh3utrd+epXyt0gMqAFe//B2wIMxAe1wCrTAX9xbtse9lkOT+7Z7+KQE9szjfdssUK75mX7jG08nc2zC+53W0/778DF2kKv6W6OzqRN88jrzUrvIE5PxBLA7hxBVmAv9uILAT3v/wBQRdqPA5eL6nzP0qSrbfKDuoKK04aEMw7qtOAr7U6M1GjPVaiv8/qPAqGv7c6t+awPvv8YMPtooSCsgftGoBZGwXz6zvwMkAbrTAYzkPA60AkvC/GqidhwyoGk6fFQ7nqgZEkchf8s0P/ITwMrDF0uMAmfD/Sij+2Y0MNG79n6gQcL4g6sYSGIkObOrwJlEO7WzuY45Qn7kKx2T+t677lu7GdQacdYo0gAZEmOr6Qq8AULkOCQb/Yk8RHdTg/DMLx08Cl6zvTkUCFGzAxx8AgZixLFEBNrbzj8UBX56f1KrsASD/5Y6eQqiMYGxa44ahTBsPzKjuE2rwxn0AgJMA11UeZisA57AvsKQvsWgsqOkRTv0AaTDwYncQlPZRWv8Zmaq+qgSwRJiQSLqOtQUFEYrFn/GqoRY68Sz5ANoxEYnZEXT3H6nM9/gCkUo8wxQLEd0e8LNS4Sn84OYwgbA3KTovDMbspYjs0K6wrylk3B2IYmgOyPcrEFD/AdwcsXS3EiIfESpe8iLcwYvVAp3jAiaM0dyRAaMZIY1fEZ5dFcBNIl1QgQ12refM+tgM8QCUaCHuVgFNEcq8MRKxIDD44dpbEklw8eb7AaP7IXiXInkjEi8JEof1EiqREl03EoU7J5XlIrcagV0Sz+PEvxTC6b7s+CtmeoJGQqQ3EXa1AlOVKigHItsdIjd+7ZsEos3NAxSBIk5fIk27AjhzEjE+1wtpIwC+gDB/GHDGWgeK8EjSiO//StWPqyKFeyLRXwKo/yHzGTKllyHS1yuxxB1kbBEcZvH0QSIiRQLatyH41yMuHyKtXwpApTNqHnK0OH5NCMCuVvpxQSC1vHZ+Am7NISFfdS/fIQNlszKjlyAB1KGP2sM6diETyAIJDAEUBhH5zyNO+yOSVTKvOxModTNTdmNseTc7gnUX6E92YSMX8Px24y3zotibjTLykzGC2zO1NzPlnTEjOTM5XyLeHLEequIIbONB+C1pKTOFeTHztzDzcyncgTQskmZ0gjbcjsZnTzs+gPm0SLLN9GJGrmLIUTP/WRLYORIv9TP+MyMJ3TP8Mitw5CAzyRMQaNP+WzRneNPv/7kwAjlEdbhia3cRCvTl+68Ru5zrpyUoI8oidPUuMAUwmvTS7t00lNkkTnUROdwhGk0zL0skFFNOf6UTOpdJB6lEw1q6Z6RV68yUtH9D5T1OxWlDmPs0u3UzA3UwCf0yz6oRZswDJQ00Hl80+DUkx1NJbK1FDhJXviI01tFAmnUUqRk+Ig9UaT8i/bFEyZr0pK0xFSjzK41B8V1E2tVDnB06sO1VRdBrQ+I15CFFQHNT+Lkx4rFUoRtE7jMUwjtRjpkruGYhEKdEbREFAD9TtdtUqBFShOFVlt5UdXlVEnFUd11VI/1SoJlS+jtUWjCOCKpxbqgTKaUVpbVVgTtET/TfFNkyJZz1VPSG5R1xRXw9M1mQ9O9RFFm5RahwxPtWonRBMJJIO3lMJWodFZKVJOqfUZ0dVgdSTTFlUyjdVRhTJabzVH47RRCTYAPZPvhMIRUkAyemtO2ZVWZzVU3XU5v9UoDtZkbaQ2V2NdwXU5L1UT49UG53ViIdY777RFEWkw9JRTHSMIFgEUAhbRgLZjSVVcU/Rkj9ZPhJQ+mJVJZ3ZKeZFhi1ZorVVWJVVUUdSKfDLKfPUhbEDc9pNla85lRZFoRRFpz7Y9+q3fJEES1JZt2xZu2dZt5TZu4XZt7fZt5xZuN2NSRmNS2rZvZ6PfRmMnJaEU3Itdn3VcBetE/y2WXiU2YmPVPnFWRMRiETTgMfaOTvvyX5/2Yyk2uNBWdM9jC2wgBWygdE83dVHXdFlXdVt3dWMXdmf3dWu3dU8Xd2n3dl13d1PXBwA2ZGm2y6L2VZ2WUgdWZK/WYrMWMJq3FjSWMYLga8E2cak3eKW2bJdwdLf3MmxXdr1Xd7+Xd8VXdkvXfE13dVPgfNP3fHPXB6p3VKf2WRsXW6f1eJVvcsEoZ1lENHc2MSTBZ+V31JCyPrNXea+CexO4MjzABxqYgR24gX3ggSU4gifYgisYgyFYgyl4gz2AgTdAghl4gh1YhBsYhH3AHoCCNIPWeAX2SZ32UV14ZEG2+pbyYv9JBFuA4mcXwwOGsFbDVk6vlWQ3d1jNVYGP2DEYbBLCx0BWYRUU1kvjN1ynkX6L63qLtV1tFlopVzvjQixWLzFSACoJ+Cc7d2iJ9TWJGDGQmI0VgyMMhFkUtozVuIBhlYZrFlo9t1qTd2zLi3lx2FN8lhMbAgl8+IyBOIux14z5uGoPeSraGJIhgnVkYiVCYmWFU4ZbeH5/+HOFN5GtF3kl12G52C8Loxb2lSFAk3jneJFBeY+xWIAjWZYZIjUmosGMT47NbZWLmMh2OYY5mYxhOY+t+I+BkTsWYeisIQsSgvVIklY9tvZ+mWzReIiFY5avGSFqgnUqmSKgGJE7uYb/dQ5mu1Nmd9mVx1mL8xdfK3dDiucVRNMaio4WJM69cLiV88qcHfmTQZdUdwKb/1kzsuuWDyaXWfiegbk4fdlh9RidhVmaNayYmRLPQOEVQGER5sFnSROcvzmYFZmOrZaaPTkoAJqkJ8+Wa+OSEVmfH3fdqrhc8/l+7fVm9Zedl4ZN7zhYi7ehpbhhx/UnSBqgwydSYqKg8fmjFXehFZraeNlOHXqhiTl+fBJr+I87bpqjW7mPGTmUVzq9gPqfQ2NJ4HgiJI2g1YNVL6+aX1hmgbmcp/ic99k4R5mmu7iFWLAIcTqnNRmh8ZifQ7oqvBqbs8v4lAQyKnmszdqgOxqp/5faaj3Zrz3ary8uriOaiSovh9Mak/capu94qzEbnQD7mmnjlitCVR/jsNfjrL+Qqzcb5jy7rQVYq/lanOV6nekar+x6fw9apo86kzs5tnUbLEB7lpWlNFCisE1LgRDbqIHbsQ3wXx+6ua36t5/a7Ch7dywbkKNbtTXbrac7rrlNuGU5wXYy7457UP5BEU86fML6SQ5qJ8Oam40vtZ3MsxeXsHbxtXm7XieJ4EjZ0OJEaPA6p1m7vl9Zp6+Yu8I7kl1CYEzCvE+aUUICuSecQHbmJFjCxyiZSvC3qeu4Yn9Ru3e6r5k6q3fJuvHLsj8XmkO5xJ1alO1QwSE5SZjkJv8go71HgsHie6DZW6gVcccNJDQgcjVXu7sbFgfzm7lBGq5fvGL9exLtWsCDlcBFerER3CtivI1xsiRKgTJWQrmlSr97GygNjrGrPHIhe5irO6qbt8RaTsWvusMPnKU5e8m5OyqxnI3fe70BJKVXi8hh2y0ht86nuZFdnL/vFclye/OSD9BTaMpVdNDpnLXLAs+RWEl9bEmKmuyS/K3T8augG9IjG1Qne82z2/Z2NcT9TsyB274hHSsq/YjJm7QVxZv9PNUfO9BPDckVO6YPfaZrOz8zRNCle7nDvMBFfLoDti1gXYF/DJvmQ9NZNM4ZGoapEtQ7vdAlPc0xtdTbsTf/THLFX7nF09i3nfQsmD2BFfGIcKPP0evWs73KW23Xz9zQwfzXE72m/xLOOF30Gn2/qf2elx3dt7cjTEubkxteljQBDfh+mYzRrp3QRR2tr7TbJfrb+TLciX3cqbbcpZhWB3571d3TuJxZbR3b/f2Qw9Bx9XrYGV4jXcvJrW27UL6caJ7cSdzKAwPkR1dfGkxlmXbTp93j4XL6yhzgZTvZPxyqqUiqW959kD3jh57VEdzO8XjnRTe9EYXkE17VQ73IXz6R6d2pid3p4b1+t3iug71FlLxZjZ3Kj17sx+rqz7bgcxzson0MhX7VU9RWM09QeV3JhVjNmZ7Ny/7pkR7O/1114717LvN57s9W5Hlq699lvrc96eOe7Y4SXlm+3hsJ0VtQ0TubRR69ndze6zte2x+dLx4faQs+YLwc6NcQ80+f74PZ7z087iVblE/c8BXGt6P+Yxc/8BFfjy2L9U8W7Cy8Sdq9xcO58WeO31M/0hnf3tEe2P97S+g8r6O/8/degA3j+E+25xUFJvDehnH95GufMm8f9/Ve+o1+6Yer6Q399xP/zoQfzVG/6js+/E1W3QGi1LpS8gj+O4gwocKFDBs6fAgxoaR9/SharIjxosaMHDd63AcypMiRHjuaLIkyI8mVLFu6JHny5MuRMT/OvCmypk6bOHvurNkzqFCWP/9TGlVJEyVMiyB3Dl3a9CjPp1Sr+pRa0erVojK1csUqVStYmRHLmj2LNq3atWzbun0LN67cuXTr2rVbcJ28VXv7SroLmOFEsUK/Et46NjFQxE4ZK54q9qthqpIfV856+GVHl5tDYuZsmanooZdDl64c9HRir6Yzp25ttWLg2bRr276NO7fu3bwh8l0lkKBAefJ6y52oGrXj5EZdkwb7uqjz1p2nh7ZOmLn0pF1zim4c2/Nj7ORvTi4fVTVr7dDXjwdpPL78+fTr27+vuyDx3/Ik7cWf1mDoibfdgOlR9x5O55mHIFKHsddddA1OaCBk3I2GIVGwZbjchBCu1uGHn4X/V1qF3qlXVUYArshiiy6+CKNdvwUnj14CxejQYCIqpaCHzZm4VIEMCvkgheSVCGSPO1ZHoIVIgZdikwsmeWR7A7IX5ZI8kpggfDh+CWaYYo6Z33B8+XcmmQcJaCCR6GnpJmhxtrSja3ByeeeUVTq4EpMjaojinyH6mKdGEt6ZGZJAMofnPmo+Cmmkkk46I3H6EfcocoRaCOimTFKpp5xhOfdheShSSaenhl746apQUiallahiF6p1pT5XKJ+wKirSpL7+Cmyw9OXV3zpnDpRphXPSquqrmsk6U52Jquperj9euWqnIwoa5HUcKtlsuK2Kiui0ypnIaJYaCctuu+6+/wsXf/rpxVeyhYJ776wg4nutuQiauqG+J4bbbatP9gvrgbUKHBm0e/77lLW64trlSPBejHHGGetXSqUGqckms84CLHG2Q47Kb7pFatlwyYu9aXLBSUW7Ibcnu0ztoLeuvO+i3u7qkcZCD000pKsYWyNBv61jb840Wyvwwn063DLEIv/McKzSDmzwdwhHrDXKWfs7sq1GUlyyuueyVHTbbr+9Isd85fUxmSGTKja2ONus7dfkWp2d02qLm/d048bq3dPe8v3s3oIrXi7PUsO8NtpBw4155prfdvTckiBdL8iPpwq1vpOz6ne1AZt96thhY4n6xAe/HKXCVLs+OO0kA/9+KOET39xzS5sPT3zxb3GsF8fFic566lfj3LvujZ8dOMuqO3549d8iLh7k7zH+N/bUe2+95LcrW3H0lxvPfvvuK8QfcEuv0vTO0+c76+lcO5871oavjjuC7U92XpPec2y3rAAW5nx4g53l0gY2XrnkfRSsIPHoZinhLM9u/yvb83y3vb4ZkHTju14JHwjCEfrrb4m73/f6Jz6VAa982tPfw2xIwppYcIc8bFv8Oga6ZPlohqPzWQJlpkIYps9OAMQd/qQ3uy3Vzn8KBJoHG8g7nQkQhTbsoRe/CK+BEEt5QiSbFCmXwhBO7Yixa2Kj7GfFNCZxWizsnguVA74cynF2U+rbWg0ZqLfgxfEkYCykIX31w871p35ZFCEfTQfINkbIfK3rIBVdBzUoFvCMYENg4arIRU41T4Z9JNwgl7iSQ6pylWLCIHEIopcyUlKUWISeFn+nR1Ka0IFKFB/69NjC8IEoj46MoRtz+chZXjGQOLxjSf4REAAh+QQFBAABACwAAAAAAQABAIAAAAAAAAACAkwBACH5BAUDAAEALAAAAAABAAEAgAAAAAAAAAICTAEAIfkEBQMAAQAsAAAAAAEAAQCAAAAAAAAAAgJMAQAh+QQFBAABACwAAAAAAQABAIAAAAAAAAACAkwBACH5BAUDAAEALAAAAAABAAEAgAAAAAAAAAICTAEAIfkEBQMAAQAsAAAAAAEAAQCAAAAAAAAAAgJMAQAh+QQFBAABACwAAAAAAQABAIAAAAAAAAACAkwBACH5BAUDAAEALAAAAAABAAEAgAAAAAAAAAICTAEAIfkEBQMA/wAsxwNlBCMAPACHSk6UUE6UQk64LExQNExQVqhgeqggeqhgVqggQkKoQkK4Qk6oTk6wIj5QIkxQMD5QTkKwaOJATkKUaMbAQlLoRk7oRlLoQkiUQk7oKkZ0SH7QSH7wIixEIsaAIjRERipEDDAcNgpIDkZkBgIISDKkREroFhYQMn7gIjAwMgxIHEYgMj6kPk7oEhgQPmLgRkLoFjA8NAw8FBgEPnCgQkToHDAULgxECg4QFBIMUkbYTkTYTkLoFCIMDBgEFHDACh4gRD7oFCrEMgREBAYwMCQoChAEKnBADB4UPkLoTkr4MggwBhYQUk7ICAYcKAg8AhgQTlDIJiIIJiIoUkLILggUBBgEUErIIiQIIiQoTkTIGggoBBAMTk7ocFbACBQgcCKASk7IJBwIJCQYUD7IDCQUDDREGhwYHCAIJBwgSkLITj74Rk74Uk7YTlDYSkLYDgYIDAIIAggIHBxsHhoYHCQgSk7YIBQYChgQPhTEFBIkBggIBBQwRkT4UlD4QkT4PkL4FB4kBBRECDAIDCQgCCIwCDAwPk74DAIwBAJEDAJESDLgDBAwDBBEQlD4SkL4Mj7gBDAcBCJEHBxABDBEBAg8Sk74YnrgDAg8ChgwfnqgDBg8DB5EUkT4TkT4UD7YFCQcDCxEAghIFBgoCghIDhYwUErYFBgcChhIDCQ8fnrgCCIIBgZITlD4RD74YnqgDgZIcGhACgYwDhZICiRIREr4FiQoBCIcCggIQkjQxoCAHBwoDg4UDiJMDgosUj78Dg4EDhosUkbEHh4UDgoMDiZEUlLcDhYUUkbMRlL8Ng5MNg5ERkbsDhIEDhIMJiYERlL0UlLUDhpEDiZMBgpEEiYsFhoUDgY0BgpMDhIUDgoEJiYMJiYkDhoUUkLcDhpMDgo0Dh4cUj70UkLUEiYkEiIkDgpEUlLMFhoMDhYMDiJEDhoMCgo0BhoUJiYsChIMBhoMAgIEAgIMRkbkChIUDg4MUlLEDgYsEiIsUkr8Dho0Ukr0Dh4kHh4cDgpMCgosAAAACP8A/wkcKJAevIMI4dETqCUhwoUEI0Zs6FChQHcVLUrc+A9jxo8HIXIcSdCgRpIoOe4KmbKlRJMiXbqEKbMmzZouKcbESdLjTp4cbwIlufLk0KAsj47EkVSpQH5QoQpVqguqLjG6ph6NGlXrUF1o6PCr6hUoV6g6nQoUO5YfnbI8z/KDi7PqWDRzmyqVW/SnWbBs6dZ0G1VXs5BQneLlqrOt3cQ12dr1yU/M2auDz8K0+5irXZSFofa9jJU0yc55FbaV21kXycJhYRYu7dkyP6QgP9KravnzxqIO6UnNKHw15JfERSf3fHukXOPPOUc9zfy5Va62XTu/zrwqau/T/y2/jhi9PFTbbf+xtToQPPTQoTsvNu467PzZvK2itx6Vzv3Zl1XnnRhiSRedZNwleN5z/gXIz3/8SfePVfOhJiB3V8n1T1XrwadLh+flhyF7E8JHGFR4Gaighk8xByFUDV44FlYEzbeeiiNGRdtxT1kI44omXkdefBReJll2Z0lkl30/UhhjkFdpNyR/rFHJkYzV4UciRz66ByCLV1r1JHofLmZgSkxe5yOYoFnXGoYyrdighWaNBSJ+e6Uo5ngbBQQAIfkEBQQAAQAsAAAAAAEAAQCAAAAAAAAAAgJMAQAh+QQFAwD/ACwAAAAAlQfsAodIY3vW1teZeGiqSWlEXWk4N2J3d3YjJ0rQTnhdWVfMxbOKioq7p39GJyZfNzxqVDE1S2X1U4Wrt8AZUnfGvLDc4OEgYIu6yMyGqb2zl3pIhLBBd6RYlcWampxsf6Tr7OtqaWuenpyUlJQ0ZpKioqS</text:p>
      <text:p text:style-name="Standard">rxNPMzMyCgoR+RFhubm0cRWZVVVRlZWRERERhQylCUWvCsJV7lq41MC5QOTnA1uQoVJSXs8WavNbKycJhdJZeXl2xppwdN2KBaVYrKip5p7x1Yjx/e3V3ZU6qhXOKcmBqnsFlQE1ycnNOcIjkUYCYrL7w8/Z3hqg2Nz1ecIeqqqw+g89/b1thSzPEy8y+sKdpdpwvNkJANj2MkoidkHuIiKG6opQiHR8mJiwSGBQxQEmVhZE4f61PPVH6+vyLdnAoeKz29vQlKig3OFIpNCqUalwPZp16XjwqJUxKSkzg7vRkeoQiJiQCftQdJy+6mnwZGi8jKRSjlJJEOkJOMhzSxrRATFwmIiSYqrAWGRxlXlJygnQaGRSOnpwaHh0WZqASYp05Mj18fIhOU1Nmbmy60tzO0sweGhwaFhwKY51WSjyOfmwOXpweIh8+Oj+qpqweHxSqpqQKgLRQsHhKUCzk7oigfEhKhoSoMnwOZpBKEEieksCktHQSYnyoQthCQChmTHywznwaHAgEjNTIxjAWhIwEgsgISnQOhtQEYowuDnT0yNAKduDooLDILiTgFqRqZKSquJh0Hsx0gCAWZNR0DjSkqJAEhOAoCiw4LEjcvuDW7rzoyIASdDjuTrAUSkg+PDTuNpR0HoD6+OTuRFjIdNh0TKCs7rA+gjgeShyoFKSudBx4pOy+dHTy7sTgROBMTFiELDRoyDBo6LB0ZtwgyIDORKz++vimoqBQwMjmdFioTJx4xMgKhvQGhNQOcow6NkROSkwaGhz+/vw+Pjw6Ojw6OkROTkwChtQCgtQ6NjwOYqQWFhQmJiQaGiQOYpwiIiSmppweHiQiIhweHhz+/vQ+PkQWGhQmJhympqQAAAAI/wD/CRxIsKDBgwgTKlzIsKHDhxAjSpxIsaLFixgzasxYT17Hjx4/1quHb2S+evlSpqy3saVLjPJiypxJs6bNmzhz6tzJs6fPn0CDCh1KtKjRo0iTKl3KdOjLp1CjSp1KtarVq1izat3KtavXr2DDih1LViFKlfdKkhw50qNbkCzLyp1Lt65drW/zslV7UmW+c3/j3v3aBW7ht4c/Jva4uF7jx4YjI5asmDJjy44xQ57MuXLny58zh97suTRo06JRkz7NOnXr1a5jw56tufZo26pxv9Ytmzft224HCx9OvLjx48iTK1/OvLlzi/UA31t5Mm3b626DP9/OvbtzuG9Fqv8tOX36Su8vZXahuX5me/Xs47uXD3++/fr4Y77XT5//ff/5ybOfgP0R+J+BAQ6oYIELHthgggxG6KCEEE5oYYUYAqghghs+2CGFH14YYoYcEojeiSimqOKKLLbo4oswunRWStaNN1JJenkU44489mhWjjfemFZaKp1zzzmC+bgQkEyC52STUD4pZZRUTmlllVheqWWWXG7pZZdgfilmmGSOaWaZaJ55pZJstunmm3DGKeecw0WXj3n31DPkdVLS6eefwkkp0lp63lkkPoD+8157iwLYKIKM4hepf48a+Gilk1oqqaOcUlofpp2CCmmnmnoa6qebjqpqqaxeiuqppqr/6iqsrb5aa6yZznrrraLq6iupuQJL66KJFmvsscgmq+yygaKVDz4nlSQtdnAxa+21HAHZFnkl9VVkknSqmea44pZL7rnmpovuuuq2y+677sbbJLb01mvvvfjm++Z0gBk6knVs9anvwPZOaaO3hkqXaIkMVxrgqg87vCHEE0vccMQ1WTwgxRdXnDHG9G0sMsj3jRzyxycXyLHJHZeMsssqa/wyy6keuPLML9dM8M489+zzz0BTNeOQz5pEKJBBJ+2noHsFaV5K5yAKKEiNCThl1VVTDV7WbmF99dZf58V1R14zWfaTZ+eYNthih6212WyjHbfac9dtNdxt4/223Hnz/7033X0D/rfdY989eOBkX6304ow37vjjzNppKD55Ut400pBn/qKgIaGkJ7SGBnaXgBPwIocc7qCuujupt776667HDvvsstdO++2254777rr3zvvvvgcP/PDCF0/88cYnj/zyyjfP/PPORw/99NJXT/311meP/fbad8/9996HD/744pdP/vnmp4/++uq3z/77xp8+gUMq0GM/PGvQUwj++ttPD/+F8B8AASjA/AXwfgYkIAL7t8D9GdB+KoDIjPxFuWlR6y2ayyCLBIUPeRzsafO40134II8JoI51KDQd61SYwhO2cIUoPCELX+gOXsRwhS7EIQxZJ8Mc1lCGN/whCv91WMMgzpCINuQhEWmYxNYJcYgsbGIPh/hEKS4RiUb0YRSzSMUtKvGJTOQiFIH4xSNWUYxhLKMWyehEM3qxjWvcIRy7yMYpjlGOdkzjHO9YRDXSEY9XPKMf+WhFMGJxkHrM4yH3mMhAvlGRgmTkIiH5SEfW0ZKANGQkKXlJTVbSk510Yyjj2EdJbhKTpeRkJkW5SlIWkpWpROUrXYnGScqylqcEZSv/GEtd9hKWs+RlMAmJy08Cs5ijFCYyd0lMRNrSl8NsJDSX+UtaOjOXx7zmJ0+XOjmwgn72W8MBH5i/B9KjnAwk5znTuc5x9g+d7jSnOukRwYfYaTqUOwmh1oL/OQ36Ez3a6lxfTBK6qN1lPSa0gDrSoY59LPQLePhCMdIBUYg6Aw8LbehDI1qMSVSUoxSNKEY/6owrODSkF/2oOkhq0o2mVKQrFWlJT2pRkUI0phZtKUptOlKZ6rSmKmUpTfHw0psK1aU8xSlRf0rUpB51p0H16VCL2tOcTtWpUkVqVK2qVZg+FahezSpUw8rVsRpVrGA9a1nTWtWlXnWrbu2qWuNq1rbOVK52ZSpVlXrXuvJVr1hda1Ph2le2/vWtZKWrYb862MQWtrFzfexeGTtZtEI2r4iNLGAJu1nHdlazmcUsXg87WsoGVrGXJa1fTcvZ0Kp2sZatrGBli1ra/0r2tLdtbWlji9vPina1vNUtcGfbW9ey1rPGDS5yd0tc4cK2ucsdbm2Ly9zpOje1jP0CRS2wivk1pH7+E2c471eIcgYQHuU9pzv/l17xote842UvfN+r3vjmr54OGdqzrAOwC37knwDuDtOC5Dm/iM4uAmIFLyyQjnTso8F4wEMx8JCOCE94wpNwcIMrLGEKW7jDHL7whydMYQ6H+MMdJjGEPdzhFou4xBE+sYtbvGIZk/jFNUbxjWlsYh2POMY9nnGKgRxjHw8Zxize8ZFzLGQcB1nJTi5yk3ksZShTOck+VvGTs0xkLM9Yy1XmMpJt/OMxGznKXt4xmNNcZiZbef/NZF7ylr/c5Tij2c5XxjOcz5xnPu95yn9+c539PGhAF1rQZjZ0ohHtZjE3ms6LdvSc1XxoSYcZ0o+mdKQxPek2d1rOl9Z0pj0dalKzGdSnvjOhNy3qT6ta0aNGtZ4rzelSy3rVsX41o13dZ1jzOtCWTnWvd21rXQd71qw29YQrbIFYfPO79R1vAPNnv/Wyc9r+s7Y7sV3t+F5bf/CgpwT75S/PWbCfAU73cgwWEn0ail8pGaEPJuAOhaYjw5N46UVfumF87zQd+qYwUIvRgouGtKYMbbBEKUpwg7N0wwuXaMEF7lOIT1TiDq+4wi/ecIrn1OIMn/jBlwpyjHuc5Bv/D3nGP55yk4+8pCXv+MuvEHORP7zlMr85w1V+cpjj3OYa37nLdR7xnAe96EBnudCNrnSkrxzlS0861J3ec5r//Ok+jzrWra71qtd861/3+tXF3vWZh93sY0d72YnOcalnnepqhzvbeR73toM97XMf+tHtTna5753ueWf61Pled8D/Xe9NJ3zg3c51vyfe8I9H/OAhP3nJv13xhxf85Sm/ecs3HvOR1/znOT96z5998Xdfe+YZf/rVp97xlRd960PPery7vu+gH2wxZMBd7zIEvOo14BroW07inxO9x29v8tE5/Gkbv/nMR/7wqY1fhpBEOt5aS5746SR1e185A55W/wX9gqTRdSGhC23wJPAwiYmyn/0X5+lE1w9R+FcYou5ff0nZn46JYvjeITVRFbZ/GeZ/FXZv+AdhBNh/DEhhHiVhCngF/GeADpiAAyiBBdiACAiBFziBGviAArhUHuh+GxiCC0iBJRiBI3iAIKiCGUiCLdiBL8iCFiiCM1iBHGiDDAiDNXiCH9iDGLiDNJiDPsiDRBiEKBiDOpiEQLiCOGiCSPiDR+iEKSiDQviELniFVbiEUgiFVKiERTiEXniDWxiGWGiFTDiFZAiGUWiEY6iFbPiFTbiGcwiHdZiGb4iHWaiHaNiFe+iHfeiGfyiIgSiGg2iIhXiGXEiIi4iIjf+oiGZYhm3oiJEYh3SohnaIiXz4iJIoh5oIiJxoiZmYh6BYiXdYipMIianYiZdIioxoip/4iqsoipsIi65IianYfg1mAd5EP54QbvcTXt12QN0mff4zjMd4XtyWbQxUjMuYXtW3EHwgCYwwCCrhOWuhFgLzfdxIHJwjJCRRHlAjQnZBQgomCjxlcA+ojhJWDBNmcBHYbyhXfw8IUQrXVLooj/VYYhmGfwJ4b+z3UeoXgP+4fvs4kP6ojwIJgAmpfgEpUgjZjgoJkQwpkQ55kBXpjhNpjxlZkA/Jkf1okQCJkSGpkRe5kCXpkSRJkBvJjyx5khSZki0ZkSY5kij5kjb/GZM4aZA32ZA5CZI7+ZEu6ZM8qZNEKZQ0qZI9KZJFCZRHuZJPuZQ12ZRDyZRI2ZEziZUw6ZRWCZVdKZVKaZRfKZZTeZUyuZVVWZZeqZZgmZVn+ZNpGZZcyZZkKZdx6ZZBuZZ2mZR4GZV12ZdjOZd7qZVwyZdoaZiFSZhUiZiLqZhmmZdteZiOqZeASZeCWZmD+ZaNqZmP6ZeXKZmcSZmgCZl/CZo59QXN5nsLAV7i1JrsNH3KR23Bt06wyXzhFZv4E5u3KZvRaBaSUx7doidBgm7dWJx1ISXaGI4kQSNQAy5yQToL1n7z95Ad9ZDwWGEL9YAlln7rp37x544k12Hp/7eBBud+PpePDbZR/ody6JlwCfiOVtee6tl/7PmP7gmB8OmdG3af63me9jmf+Xlv/xmA9Omf+wmg9XmgBBqg8rmgCbphCGqgEOqgEpqeFBqfA/qeD2qhGlqh/FmgGKqgHRqiEzqi+lmi+LmhH8qgGZqiHhqhJMqhLhqjK6qiMHqiMtqfNHqjAiqiM4qjNfqiFwqkPNqgJtqjKKqjRDqkSJqjILqkR2qkP9qkQbqjTCqlSkqlRdqiWYqlT6qlV8qlX+qlLOqjXSqmZZqkY4qmNhqmZrqmb5qmTiqnVQqlU0qmbRqlbCqkehqneXqne2qlfaqmdLqlfsqngHqogpqohP+KchI2CevHXc/2e8cojOJFjMgoXsyIqf0zbZgaQJwKqtEmjL2ZEHHABYPACHcCLdtnQdtonLAqF1cifvfwNH+RD6NTQnJgbxBnkQkolAn5UTU1nuv3jyUmrCJVncR6rCWWcArIj8w6oc/qkPcorQMIrdVqodMKkNnqrNdKrSFlrU0FrhzprePKreGqrd+KruU6nufanelqrvAIr+26Ye8arep6r93qrvOKr/KKrfHKrwBbr9tKr80qsOR6sPbar/<text:soft-page-break/>u6sAOrsAXrrwjLrhC7rgYrrgwbsA6bsBj7sB3LsfmasQRrsRK7sRT7sScbsh6rsiD7ry07sRfLsinrsjMLsyX/G7ENi7Maq7Mjq687S7I5C7Q/67M9K7IVS7RHa7QoG7M0y7Q2G7RIu7Q3K7RFu7JNO7VRK7NOa7Jby7NJa7VPO7RKK7PYOZ5ai7Vje7VQm7ZhW7Uvy7VoS2HqoA7NmlO8113gNJv7c17mZZvj1Zr845ro9LflFbi6SbiaWqoIcaqpihb4UEGX032xOrlkMWDKSSQJcxIjdH67OpD616z46I/m6YDgqZH8R1I8JboVVpMDuVG6iKwEaFX5iKwTln4f5Y6wi4GyK4C0i1H36I+5a50mNbvy57sjh7vpqLtuRby3a7y3WwzBu47Dy7vFa7vJCr3JK7z7wLzJ6rzXG727//u73Wu9wJu90ru91Nu85NuO4Lu86Tu+4ou8LKW93It/3lu+83u+9Sue8Yu9+Ru+I2e/6yu/PkW/7yvA/du+M7W/tZvA5gvAvTvA/lvA+nvA/Hu8E5xTBiy+CIzBCjy9HHzBz/vB6BvCDezBD+y+Jny/7JvCC2zBJzzCLgzCASzC3zvDJVzDMXzD/6vCOszCBKzBFbzCEkzCDAzEGWyDEFy9DtzDL0zETUzBS6y+USzEUwy/KOzENBzBVazEIiUDLWCPYixSSGzEMFzGOHzERZzGZ7zG86t+twuQC9Vsk7qa3Uab69SM+6M/zQduzEhe8oV8e3zH7BXIoAqM/KO4B//BuNbYL5XTX69KuZLcFYLSD01TQU9jJOZ3jjL1furpuxzokAjHkRq6bP73jnXLgbTLgA1WulrWf/Dab658vAXqYaa7bK0cy955YfHXobbsfrgMy826yxIZx6i8usDcrNW5nwLKy7R8zBIJYrk8zM1czMlay8i8usqsy9WskcY8rtEczMu8n9Jpzb6czdIszMxczt58zdB8y9tMzezcyy76y9q8YeMsy878zQYXzvG8zrPMz/aczvlMzO18zv6Mz9w8z88MzvCs0PIc0O7s0MkM0QC9zxPdzw89zRdtzvWMzuK80BKN0ButzuQ80h+d0Bx90hhN0hW90vrs0f050CH/HdEtndIlXdDdTM8zDdL/zNIyjc0qbdIxfdA4/dJEbdA8LdQ5LdI33dNDrdMMLdA+bdFAbdRQ3dQ2HdTvjNRSjdJZ7dVOzdUUfc+trJEtIAPpoNYCaJ4Y2tVmndQ73dAaLdZbjdVMbdcdjddw3WGTMLcL5Y4dBaEQ1XvgBE/DWHyDi8d9O5uyaZuCq3x/S5sHpMgGMRKMQG7TETDTQpyT/NlYEVBB4m6ZrLnleAb0ZgHtt34AypFUtX//9537uZAOyZ2ybbrwWK4VRc81nHFnzZ7WeXKknI4U99vnGdw1HMK+3X8MitzIqtzFzdzAvY7Czayom67gedzUndy9Hd3Z/x2fzs1T0I3dzb3dz93d5D3doyze6M2R3w2TTzfc1+3e5b3eCwm73l3f43re+J3e2m3fFNnf9K3e+83eAl5i752T8W3dnezf4G3eBk7cDg7f1T3eA/7fBX7fEn7hDw7g8t3gHE7h3H3gxt3hGR7gG47g+r3gFq7iBM7i7e3iGA7jJC7dM17hMV7iIs7fKa7jCo7jNZ7gRUnjPW7jJk7k8y3jRw7kRS7k4a3hSe7jQ17hgJ0Oe/AI1eAG7LDlK2AOK9Dl1cAOiLACXG4OW44IZ84OYV4NZL7lYa7mYk7maD7mj8AOK/AIaG7nYtDmeY7ma97mcA7nYy7mcV7nd57nK/+w52lO6H++5YEe5oM+53du53jO5YpO6JjODlruBi1wbzEFc7tHx77YbdOXx8j3TqLaqQKUjA90QJgKjNXW6oR8Xw8xjY3buPUgCVyg6wHj2aD961NhucEJOgnjnGURE+jHzAUZf/AnYj98URklhA93Uq3MzHLco9kJntMM2xppkAxYrnjwYCw5gUrajtOZgeAu7glJ7k9q7iP57aCr7tFcgOUu2O8ef/Yq76ZL7+1u796O7xCm7/nH3P3e7R6Y7ve47wSfn+7+7/Ea7gk/8BrJ8P5+8PEe8RXG7xRv8Oh+8eOu8eFZ8R2f7xjP7ht/7vBO8h+/8CHP8Skf8CUP8jD/1/AWr/LrLvM0R/MjD/MrP/Etj/IAX2ECn/EsP/Mi//JCH/NFn/NHH/QQ3/P17vJOP/Qm//P3/vBUj/PIDPRYr/Q+b/RS3/VQX/Bcj/Bjf/JXb/Y3v/Rbn/Yev/Zfz/Rhr/bzzvY6j/RPD/dRX/ZvX/dx3/YOT/cK//d3P/Vev/dub/N+j/iB3/eDr6QLNQOI4AZ5zg7m4AaYb+ZbfvmWbw6a7+ifr+mOPvqWr+VmfvmbnuWlP/miv/mjr+Wkv/mmX/qpb/qUv+mg//qxL/uWT/uarvqXz/qw3/uODvtigH/d+YCGDW3/Q22uztjvdHzRF9mTzXzl1V7xxNiVbU+S/8MI5kEo2hgHfCD+5M8HwH7+VVHJAeM55tEvxk4WpNO5I6euF9irqouP1FzUT2/tqEvbsw0QeL7gKZYOTzqECdMNdHaF4EKBeBoadHZwEsMr+xBOOggx4UWJDgsOxEjRIkaN6TgiHPgR40OSIU2qRLmxY8uNL0dGnCjxZMiUKz3mDAmT55WZIBsGvdmRZtGdJX0+XWqTpVOlIiFKrUg1o9WhXo1y/VlVZVOXULfKnJqV6dW0Dcey7eoWLE6xUemW/XoWLlG5envWrek3bNa5g/m+PaxzrWKvjPEiFoy0bWGhkx3HhGzXsGa1nC0TBnoX6+ajSTGjBaxVtOrSn0+HTv99OXbm2YEfj15sOq7r2qTN4v6dmHdk362Nwx7OOu9u5n2JK68cXXJu4GSRyy5e3Xbzv89ff5funDJ08te7oxdeHiGePW7ks3NDn919++zM3a9fzX79/O7bD0D88quPQADdQKRAAQPUz0H+IkSQvwUZHLDACxlMMMAEK8TwP//4e2SPFioaqJhinJlAjgn+cfFFGGFUgR56CqlxDXpwXAMeG2vMkR54fBTSxh59xJFHGgsJUkkam7RxRx+RlDLHQlSI8UoY68HnHEYGycfLeriQpJ4xtaxHnjPTRBNLNtt0800445RzTjrrtPNOPPPUc08++/TzzzvVFLSeM/GpJx//QvPJ5x5F8zmnHkAjdVGeLibgRZRJOEJxqJeuQrEghTgqSR2V0iE1oZhSjWhTjiZB0SdSY3rVRJlkXenEgopZKVM8TtW1o0nWQlGng3BN51eVOPJVqGBlLYZYiDZFltdlgRX2WaiKJSjXXZVFCNlSnYXW2Gm9PZbZa8fd9lyLzAW32VWxDUxbabvt9Vt0xc02Wm7bvZfdjdLdl1x7qw1Y33n5BZhafK1FWCR6+03233cFTphgfw0ON15168244YM5HnjdcinOV+SLSS4Y5I1x7VhihgFueduXF3b3ZJdH9nhijeHNOeWdY674YYIittlkh1GGWOGSe7Z4aYx5Ztln/5p1hvnmpH+GWuWPZaZ6WKuPdproYoxueuqni2Z6Za/TLnvtrodWWu2ohca5aqCvRjpkrenmWuq2Y2rhEUQUZDBECfEDEPHE7/PvQMUL7FA/yCFvnJ3HOZScQsr/05zAzCeMnL4FzakcwsUReWQfPFw1lSMLWJRzxh+dDPJHHG/EHXd4dPwxyDUK8X144XO8Pfjhce/RSjkJHYQRRaEvkwszCUXz+jQl1X577rv3/nvwwxdfe+zLJ5RQQw1FVNFzFIV0fDv5kIcVXiwItq6dpj2rK4WITWmfljgrVwM81kfCQrGZGMRVu1rXR0ClEFOt5USyOtZUytaUXEEwgqrC1v+JKtiVC3qqgBCMVUQmuKoPHiSE0RqhQkooKwqWDYR4wGALE/LCVcXQgjQU4QNvKEGC6HCGNfQhQnB4Qg/KUIU8ZGERN2jCIKJQiRUkogaPGMUk7rCKJARiBx8yxRUm0YpdFOISt+hCMkpRiz0cIwfLSEU2ctGNahxiHNE4xyzWsYlthKIXc7XGPcqxj28M4xf5CEM6mtGOP8TjFwEpRkEiMo+KDOQdB5lIOFaSkZecZCYhaUlJOlKPn9xkKP84SkNGMoeYLGQGVYlEUVKSlEZMYydbaUNaNvKUskwlKFdpSybO8ommTKEne1nKX37xWS3YwyNOdzrEIW5DjHMD4zD/pzlrEqhAmVOcNblpn2wyyHEOqubhsKkhcV7zc24gkQxagJFJWCAWrJhdk5DXOyoZCUg+ItKQkpTPJvFTSEB6UpH+2U8a4Yh5cdLSObx0Dkbdw1BlMpP51gQ/jGZUoxvlaEc9GiiLEqof50PUoRrFqEfl6X0qlQecKLUi+5nrLA9EzNdwsxTXFfAhoQpYqfhVEp+KiidNqUsEUQXFb5VtUwZZqk1O9QVQPVBVWVxqA53KkqgelYMVrG</text:p>
      <text:p text:style-name="Standard">pTz/LUrF5lq0oFlVW/itVvabWPXC2rV80F1bSKda1kfY9b/wXXFk7VkV314VvDCkSqtrWvd/2rXv/I11ARNq6A3atgEwvW/8Ualq11HSxk8wrFwFL2sWi97FgbaFa/RhazjdXsRxTb2bl+1q6WlepoD+tY07JWrTpEbGw521rP1vaqCymsayfL1MredrZq1O1ZeSva3MJ2t3jFbWqLG1rU0la5xmXucDML3M0eN7rEnS50myvd0i63t8kNL3XH69zunva73C2vd61LWuzaVrvrva5ZDTK4PawAdOk8HToPJE0IUZOc4DzchCw3zshpE3LeNLCDBKxgAhO4P+xY0CPEcCJlqcMCq2hRnGYUPCcJKXfCK56O8Jm8J1HJxMQbsY5KvDsQ02OhcCIUI9rXqHpIlHqGsp6gLvpRIAdZyEMmcpHd5OM0nf+PxyVdlKPct6eV0ulM/5iym17qDgvgsCK08mDr+CWTaAklYPcbrap0w1Q8pEQqKGoVhlvHEHpNFidzngpQ/RJA0k6FU3UG853jTFc907krdr7Vn9cVaKJqayJWwfNrEyhoRSOF0YbeFKKvMug+F7qJh+YfpCGyaD9vutKdTvSnJR3qzFr605E2rUdSTepLs3rSoi6IquFs6lY3erK25jOoNf1q1tya0Nqi9aNLPWxX5xnWq8b1rIH9F2FnmtjP3jOmfT1tZQe716f+dbahve1cU7rWy472tZPtaF5bm9vYRje5we1sb1db1qiOt6eRrWtAu1vd4S52uufd7XZre9//8A74twdO74LLu9kI37W+/83uhgtcWwwRg4c0hzltJtiao0vchvCTOQD3N52N0ybIE+y5kZN8mxFGecr3sIepqINU8qSnhz2RUBjr7nb//CeSnrSkJiFpSMcLMdCF3iOFzklLz/uSoiRKJiUj+cdGpnrVrX51rOtJ6oLCxz20xKhGOSrKdFIHCwxwdrSnXe1rB0EL/tEFl8oDprgqWqs+1b+dGkZTcqWV3V9L1pvWBjf5A1WXM+VDZ6XV8DIrIasQry0ELh5cjS9ITuEykMg/xMuTV5jlk535WgeL88byPJ5Br0DGd/7xEDn95oVCeZWsHvO+YqHrOwL70kOe9pJ//73q8c763Wte9L0nvexpGPzQp774v5+94oWv/HXlHvjOT/7oo2/81g//9r4/6vQLyPvtL7/7zf/+863veOYfn/qoP3/lsY989hP/+unPPvTRP371l7/68r//5fOfv/gLv/nDv/prv9ijP/izvVwaQP8rQP5zPwRcPwV8ov77vATUvgWsQNO7QPuDQALkQAOUPvIDwAnEvfeTQAykQA9sQBB8wAP8QBTUKV1pAY+7OAlTJwkJp2iSnG8ykJHrjwVjOfrowRpEp2oIwgnrpgEbMJF7hBYwCFPbsA6DE9rxOZ4DEuThnSz0HR5hsZzDkYLakeRZMR+ZsTchFIfKB0ZgFP/qCZMx4bGQyjo5nEM6rEMjC6nqMRP1MSmIQpQ7WQG0O4K1G0RCTAAfgBM+6AL6sYDmmoigMJZL+wpa+RS/uzV4CY8TaZ0F4gv98yGfUIqDIBVXUaq/4DNYwiVacp0pCpb3qAiQOEUniiBVbIuE+MRQQkVZ3CWfMolXxCIV0qBcLCZW5MVbjEVR1MVhtMVkwsVjFMZadMViBMZmXMVnfLNlNMYDpMZWtEZYlMZspMVt7EUvYsZvLKpwjMYxmkVzJMZr9EZ1tIhqFMeYIMd33EVl7MZ0RMZ4REcuqsdkhMZ2zEdnPMeA7Ed9JEh8NMiBZMeERCN/3MeCdMiDZEhfpMf/ibzHisTGh0TIjHTHiwTIhvyhjaTIcdTIj+TGjhRIbSTJeTTJhcTIkvTIlwTJlFTIlYTJlpTJm6RJbEmHFtCQECkndNocBGu5zwmnCAnKa0pCoowcpIywCWNKjkvKoYRKcxqnatgD95uEK4ineaonnBNDFQuofjIopCPLffInIhmxEOsRhEoxMzyyerAxRfGSMXnD89k6O9xLvuxLv9SerUMTM3k6p2uUlKoTQDy7DpAACmBMx2xMyHxMxwwBSDi7FfCBLoAUuLuSK8uyUmGV2YiiMAtFv/OKA/SynAGbpfIgEfKybYxE2+tFucqfe7GqKdIrOssU0dg8JXIVUxyt/6vQzaPgzU9UqncqM6cYCOF8CdHrzdtEzuDsRblozuL8TVWJzt2kTld8Tr3CzuHUztbhTuCEiOUsCvD0zYqQOaiSOaOCqmBRB0mTldpcqnGbuPFUTul0iPMUz+skzw2qvPCUASWiRHfCzaYoz+k8Fue0TqQiz/wkzu2UCZlTh/500OxU0OrEtO600O/E0AjV0PvURIxQB6GYlfBk0HnkUOb00BMF0f7Ezws1UfS0zxdVP/kklQb6lRZwJ97qxTm7givAobLBUfqcCQP1zhWV0SkylVs7FSQ1TxadUcbKzQfdTxSNiCdNUCW1Tl3BKpDolZaQuRJdUBdtUBgdzrTKUP8aNVMR7dAtLdMUPdMkJdM1jdM2nVM1ndIDrdIo5U82RVD9ZFFQ+UkcFKf/OrkISdRxEp3NWRwIUVTPER0Ic9SMg1SRK0LL6cFFVcoCeUJUKQYN4zCwdMue050x3J0wVJ7hwaeEOrEv3B0aics24QNJ6BI1bLIwiTq9/Ete7VVf/dUY2bokMxTCZJ8nIzuz0wIT4AZ0aFZnfVZoRQduGINmrYAOOLs9cBFCwRJ5kDs58ExvxJWGKKuuYE8nbQlwIQpXsqBQKbxeutFSaRUWojsQWldQo6Cz2hYCYlfKmg7Uew8ilZb6bKFt8VfXhCuBZVFILFjncE2DCNh9BaFaZLP/hk1GiFXQmXgghg0Ph53PhOVX4DJYiwWuiP3Ffq3YhAjS99AgV5lQT9kUPOOfq9JXjAXZjT2gkaXZUVMhUBVTPJCBq2iB48wUWtrRFri7nSVYiuXYnEXagdXYpcXZjQiWi9CVu/OJhY1avOjYi01aqAWXrW3aj5XYAvKWmhAzb9HZp51YsHUKriXZmiXbkEVZgIVbr22inWA2U0mRKzhOUB3FFHIVdyKVDIpZp8hXp81YthXZWiQVEtWVIGVPSLrZsG1cu13bk2Vay1Vbxc1cqa1bfYUink2Ix6sKtPXYklXaySNRubAtzrVZrXVbsU3dr2Vc0E1c2G3bWpzduDXZ/7nV3NsdW9+lXNmFCEJN1APjuKDk1CFEXk7NuEnFwUpd3qacyiCEVAQTSuxlwiUMkCcECV2RAZqrp1P1HYECOiX5uSJBqCQBOjD0J34yurWUMaWrh/bxEujRkjEpKUOJQ2D9XwAOYKwTVh6rniZrssOMk5ZiBwMIAgqg1miNYAk2AS0wgBWAlJbi1kq5FOjcOygEX6J1ocdtAQMggQ5ggafKu6vAUs7oiL6i177AuwfyRCc9qu2rT0uUWfmCF/7B0YmAs8ZL0d3i4e2rlakIxZ4yrdzrYYpACiCOFiE2LiKmJSNOTyjG0h3WWx92Yli5YryQYi1u4lULYiwe4jCu4v97EcX1dFwA+heF2YgMWgnHndcyBuNbiyA0JuMv9haQSAhPPRaokoGYi5UiGkZzmWI8/uEuPsUsvuMtXjXWNGSbWOIiVmQrZmQzdmQxfmJMNq4VWAB/WIAVeJ10BapOPuQztuR7OeV/QeRH5uSKtK1P3gFRdqCyRWK/UAcnYsV/Oc5FU8VcpsC1yC5X3uRFrmNbjotK5uJLjuVM1rNXPuZxbGRoNuZm9iMUeQQD6AASCOUVIFEmtVoxM2VntmM9M2R4vOMoRmVNzmMvPlx2rmZ3ZuVTKeZ5Lud4ZuJ7nuZn1ueJoLzjLUqTU9RKhbCRAzCEbtRF9UGnzMGGRtTQsVT/dTpUqsxeogwRT628gZBCsFRLffJC811VkE4SsSTD8t0nWWWThoIeL1mUXC3gXRVgmZ5pmtYoYUWTPey6rnMyP6STajCAGAgACR7qaP2AELBgH5CfzYyRRFxEwN1ZOAsWjWgBFjiBDvAHf6AEEhCBIEiAFiAVEjZhFK4rYSmgqFKqe2FF2POzxMNE5ASbyQhPPk7jjQFIiu1jv9hEXg4Md+WybKnhXfmVi5iBEhYBHSAKTd5Eo8prwW5FkehrKJoXwLaIxm7iBoKz3RzSxIo9ebXs1cTa4dTsVtNrx75s0CaWyeZsL/tkEjCAR1AHHRCBbngCS7AErPaHEFgAFnCK/xpWK+pTohT+ZWRx0sDubKiAbMExAHtYAAIA1Vqk6gUIAUrwBxLY6iMwh3Ro4xbObDdmbOPm61jj7tTW64JQBxLO7RV4hxIiDQDF6+J2zeMO79Du7vfe68eW74H4ZG/ubRAGlrPu4mZTbOKm7O++b0ie7/Gu7Pg+8HT45Cdg7sP9vdjugBT4Yxa4akp4An/QcA4ngRN47TTbRd/uRAAHKgEf7coeN6RYAS3wBwMQg3KtPfcmcPgG7wNH7c0mbc9GbgTPcQW38S9g7Sd4AhIQ5QRYABIIAnMYxlxklv+24gAf7oWYhBZIgRAQgQRws2ME7kiEYzlG8QI3bb+WbB8P8//PHnOISXAz53EcB/MaN3DM7vFWs4mu+EmlLOj8+CYk3JyIznPslUoHq0o/l+inLNQlBDCOY1TG8dTmdIbx9bCwPDF8IhKgQ8u35DkmIemAipJLFyjdSWkscR7o6ZJ7EBOoqx7/rWlVX3VWBxRhHVavO2AnGzs4YeA7qACizvVm/QAXv8xu/Qc+iINfnxRvtR+esrtMgRcQEAF78AdL0PANz2oK/+qwPmFhdqueMlBEwxVXChhQgVhOu+/y1lu5YiF5fbydADVTE7PRHEW1Yax7JQgCyILqNoAn1OX2/uJkszN4Olw3c/e3gXekULOikGG/e3e9iveGYHc3U9BCMrP/U+t3gw/P2IV4hWCmEhZlAEoAEaDu2/74bhBlUtEIDpIhSeMI/kFNgliJNtYLO1t3f195ipcIwi7yBGDFfaDqq87qj7cEEqhwuNVE4rX4SGR4mQf4piB6F/qCmq9lLV+svU33U4P5iUd6uXqNoo95wZ6VIw/5UX4KSIzi94AXZGl5V9MVO114rT/4gE/4iA8Jo996hNDvBUgALxIXjg+BCh/5C8dqaOdwrD4BN9iNfdhyMEP5iAhhxTZ7pQ/wjtBvA4A5VkR88A3nGpb4o9p6tL761Mj6qn+Vth8the/KmNfm6tZtFkgBQCSBJzDsl/8hYFT5svcgnHgIN8j4FSiG/wItY9lnedqP7KnHfE9h+6QH/qNS+8/ffIE/ftJPfoQX/bdH/swnfs6vieYL6JOrhgpJXu1V6Pn4OJSbpgaznA1JQoMGnfFn3us9/4/br+z1Jk8lCSDlaEg/qCscQx5REkdYg/3HkUgACHpr6NErVAgeQYT04DlaswbewIICJwqEODEiPRX/NnLs6DEOl0Hn8pHMJ6kePi4o67GUV88lzHoeZ9KsafMmzpw6d/Ls6fMn0KBChxItavQo0povl8aUh2/lSnwlSZ6T2ZOdAREV0HHt6vUrWK4fnhxZkaYLH3lq+XTh2EXeBF6i8Hyha9fZlXR609V9dILEE38kRJwwYP9gQQcSJFJ8KdbCAIkOLNSlm1Rs717Kdes6w2P5cjE8xS7jweu57ujSePRO0qu5dN69dfmqrrx6tl7UtidtFh3adOfWnGOjvpwu9KR9lVFPWp3b7ujnz3WHjl6seTrlzTvPMNChg44W6sbL9t0b9PF0ovEor3zdOe3i0uOLPu77ePMVQRYkwL9aeH3G4XaefdZhp9175RWnDjtHLMCCcJd9dl+CCGI33X20PZLCg9RReGA65IEgQggguKeDCIMZcMQRh3UgGAkLrKCOfL/9t9o+vOFhV2N61Raiep2l59uBlFl2IX3R0cYaHnsY4I+Me7WQQgiBhbCAYZAkFkIKqg3/6GV9xX2Io3tIniegcwRWBxqIlFGm12MxErAjmnvp2AILCxwxg3g4Gpkghkp+6aGBZB4J35nz5bdAjCvsI6aQ7gWJx2s9TurapJPI0MIKBkCSwKajMYcodHUmWSCbhgKaJJrF1LXCAlCu8NlxpAVXDIpciqcXCy9imcIRwLKYQnh6VQcfZgfqKNojDk6GGZC1kTZakWX+N10CjBrQwmXDeZYeX80+uJxoZpY6n5pjZmetghkOGqC6FpKqG4oknLBCY5TpgEUIBrBT4Ztv0tdbj/XRFp1unNmVABYkGODGF1ek1pnClmFGmbTqUesnu4Gamm6h6x7arqBpQoeqfyKv/5rokqeumbK8JH988ssJttYtXTMg4gYi7LhRDTtBAx20OW4EffTQQRu9NDtJH820z0ofPbXUU7MggRkBLGA01VED/XPXXFfd9dhNS/2102UbbUAAYwTg79NRB92CpNdNYkEsrOykgicIDfS3QIUsJLhEBAm0hiP0OOJJJIQ7AlEhER1E+EGGE2555ZTDI/hAGu3EEiOD5HPOPfmodNJJKzW1VFKtu/467LHLPjvttduu0+ousbQ7PvfUk089peczD0lW8VSNdwGEtfzyYxmwggwvydPFS3FwNP0EclgwYXQmX7bCX5H5S6NdnBrAAt1xSgbkwKW+J7B0dcFXW3MCn/+HnY7okaYjcCeXN/GNfPSmCm3HOQByVYYOVqtkqYZWmMFNZp5DF75QkHx4sY1x0GMnDJ3nTMZh0q0+OB+9sOMvMXgWa3TDwBBCC4KYamGAPriHIIRAMhhrmQvZ98AYJssxkOkACESYQyPpBVYkCAI79pKAFJ0giSFSB55E8ASHtcBgTKoUhezjmubo6IrlwRAMQSPCAnKmO41yzRKf0C+6PYovDULfJApoGc8UEFwti2AYF2inBirpixeD1nLMyB8EAicvxemVw/ZwwdYAkjpj5KMI7/jCHYpxhXfJFiWiZEVKLek9HtriaQxYvkccggQnVOAHHWlJB/oRj5TUIwj/6wMrWW2wMheaBIo6kIJdpQOR29oH3cZDI+MAiGB34WSQriCGFESGBWC0jf1MlsPnpAZW9tgWay6km0mYMQTO1JjHHsnCHUILftSEpW3G2cpJ/k+PeErMtmBDmXUAUmD0TAc9KQQakxVSOQZDznaW2QERsOCDXHyfnXBTPz/2Jo99TKdnHipJHbbzoXKU6BAbycM9qnOE7DynRSEJQxjKJx17IJvYfJYCCXyAG+gwwyJkJLe0+awabjgCBSowhq6MoQILOBvUzGa0alwNGVrjGthSOjWmDU1sXxOq1+QmVaoxdWzIa9si/JW2odEthcVQhwVWMYG9EYRyg7sIWgVn/4EiKOIDO31pBTAQBsIpRAM0GAMNNIARenBAp2/4QRkqAjjAScRzOokDVaYiCZWoZHf14EMcICtZ692uspa9LGYzq9nNzo4pno0JVEgivNEZbydY6cBWmKfarnyAEs/zwVukJw8+XE8erOCFBd6Emz+RMHwi+EPBRoOXurRABul4jD9sCCTrTAuQrEomuThpzNSk0mBdVOCNLJbCDC3UmBB8U3cDBM5zatQ00MrfcbybxTlqzFx4aY+OPFgr1SSwPOZNFnV6g4gT+EMECWhN/tDkLUZG0GLqJRAM4+TNEPUvPQf230hN+kNnoheB6gVBCAi6GVwyMYm9wVMIYpQAvP8YqWL1rQxthFSc4bDGwb4BkwphaJpDOUnExIWMw9xwsDm2QKHI9BaKUYyzB0fyOfdNaIAerJsaazI0tsEgr+A5g30oR71FTvEVkEUu0CjZijuc8XuMGCUWowZMD+2NkHBWyP0OJgFeVmB5s3ze/PKozjH+cpYZCatMruDLPCrGErnUnnX40g0yUBh+MFPJQjFSfl94xIRZ8xtD1llUL6ZYpQWULSqeF1x1qfH6XtO9SAIZv0m2c6WdW2okcxnVCL7YlCKzSxA9UZiuXOcBbUaqC9ppEuqAVQiQaF9kDTDF/1nxpVMdZy1XuMtXXvV2W01kVcOG2XSe9rLnfGoPRWr/Ei1AmlS5xjZuuJS1JEiA05IaNB2QwK1g+UAHhkpVmrKACmaoACRsGraopbSpSkubUuMWt6CaTW5gw0rb3jbwqdGNOV/Fm950ogKCDJYiZo0cPDhwV7DstAKAfcgaCqEBnTJDA4SIHD3suoQlYKAMrtjc5iRCOMAZNid8kEToGDG6e3ABdU95ymdZx9mhE73oRj860o0SdN39/HdOL8lIgOcTrGhltVYfS1l8oBZ5RLYLlP0HH3yQPQtIWpLexvATRKADckaUNi1Q3zeDjGJ1YDpfPrIRbQgsT41Vx75XaA4CQ4UXVlrw7+Oh1rC5N7ErCEwdm1KHHDXjqq+Oxk1b/4YmeZ4oAzz0+DqjEaOlMaWw4fhz8yHyNeivA8hJMJ7XQMJYaJRDvpIa6zgyAF83CBpg16jj8+/4+7Sp+/nudcbWcRxNnAiqjh3ZksDDR9WkXy/MYmxKBpBupgopI3yN4YHNMqKuDmJgiSAgAvDdylZyWcD4HXNSSOMhkGd6r3qYQRBhdBy+rbMD+VVJCTLfT0cJYV8C6YY5cZ/suQluDF/qwcbpHcxqxJ8wvQkD1srnJZNobMoXCBK+wFht1IUv7QHdmB/fpcOhFcM71IX2MV98QdhnPB/x5UUE7h+SuMaeNRmlhAkevMN1kNgWpYZ6TN8VmN4PBuBv9QjLlJjn1f8PeYAXzvDdqFUguQzTyETgLMnIo6zGe0zIF+SJrryJL71dFgZZXTye3DES+YwXqLGACnHSfRgMA8aR+UVH/kyCEWETubxX7TmJPaxP7Y1hvgjTyADJqw3JmnDepI2HGaZMBC6XwKTetITJV8XXlHSArmAalm1XiPhY8UFeXZDCME3SzdBaeVCJ2uWIf6zgBq1Hsd3dXkRU9K2g3TgHFonQtGzfG97PhcyiojlhGy4SLsriqexFLb7MLUJHHAHjINpKbHARanxb2HzNEeCAGXyABIAAu33Avf3UVHHNCojAB6DDB+CACLRIB+BAAIiA2AQV0xjN1WTNCfQMvxVc3Pj/G1XJDQs8QQWYwMNEVcBF1VRJDdtkDdz0W9CIQcJcR1iNlcRZzlkVRMUJRF+NwRgsQQkUgQZoQDi0zUS2XCQ0hAYwgxnkVeXYlRlQZBk0BMpVnOAQTs3hBEtEneiYxO401lPkTmklHU7mpE7uJE/GztK1hGM9BfCUxD1UxdQlj9WtlvNAj9dNTxzM1vV0QVyIAoFB1xjOEhAtiXYlYDo4gxhMmAVRipsclHqsC1+Qxv6VoSyWIItR321UR49Ryvq9Xsc8UZJwUSvBx/uphnlt02pAHiARE2vMHl0g0Fcly+lZRgmG4jEiR4h03pvEZWb4oSzKTwS1h6XczKU01F6w/0MQtBl0ZYavUVNocAvx7doV5IjjqUdrNNxtNIkBdIMNsViL+RoiYogBZd4DwZ3BQBBudIYzjEiJoFhjLFE3NFHLFIM5fKZyjVc2kSb1xaVxVZmXWcZsVFhm6GaJ6eULxYmM8EanNNMHreIYxqUR7l0fyiJg5p9Ynp6aXQFtelFrKIfscREGioaTPMEgHdSxGMsXgAA8cYteqNje4UGotJiliBEH8h5g7tF16eZ2vQqjjNlhNoZi+shoyt0lAol50oV+kAAW9Mf+9RH8xNHjGdfFuMnmEShqfFft2U12nuUkEECsaJLrUVOg7ZKb9MoaZSIDtuhh7kV7uCe3DAdvuv/fbJDYfZrGkNLdXx5ebhQDsNlhypihD9WQMzEhGEZTpCDIpNCmwtBdXmBH5l3nR1XGa7SYyHQlfLrlprQgHlAJl+yIdl0H8L1HBvHGYZoMbDDSaG7G/M2GhdZe+IXAEXQVdNJH8UkHgGAaryGJrXCnpIAJr30JbcBHpOKRxVAqcZjMpQrjpbzQpjpqp8YP89Xej7DPqN7FMpKKkjjjU01NN37AEuwAC5hD03ijGVAAC1TDI5xU3BiACYCjCKyAvv2MGyTrVNGUz7QjvumbPMobVM3jvLGN2xgATSXV0MTq2UyNteojuKXjHtDPw+UNWVVcRCBE5SCEBizCypWABuT/givkQ</text:p>
      <text:p text:style-name="Standard">kOUwQ+8QU8VAeKsgV1xQ149xAiUwLuGwUMoRFkthGBNREvexM3lXD6UjkoAT+oA5er0pMVeLMZmrMb+w0/yjtP9jvBE3U3mxGmlVlI2jyW81lrMFtdFJSu4w/ao6n9cxjvZCyKMxpJmWbdx3oS1wB8sQAhQQu7tkgI1IwgArT8k7Tjq2F5e0NuxACSQgD8IbQc8zz4s33AZ6B4cbTck7WCgT3a2wNEChmwawCOM3rYdJhSBQBYELSVkGAgUKWyILaMIRtW6gW7xbGSAAKSFgCVkmGzqqHTEGhXBnYV1S7OIQNcKxjgiKufRaAgkbQhAwpxIBxRxISX4Q4Yd/8HZjmmGxAlgJK3o3gELXCGNQJri+oM9gCj6CExzwJ+U5IliMO6htsAR+K0liK4//G3c6sgfnEBi2G0QrEB0uooZSYYbeEdykcjUSm3SPoEucUuxyQ83QYZ/XSquMNGsNCGb8SGs6OcKbJqsBGGPZYvfTtG94GBj4AEXPoE9bK6O6Sndiu7XmqYxtUzm+ZBimO39FgenLIAl8Af7kgglDMYRGKRvCBOeAK3UGrATKRrrrYCWCK1iLMDakV62vAgJXMmcFFcLdMbk2V27oIgldAMJ2ENgCMYhzMqRLHDkTpEIPMw2qSl/ugqkBe8Gn0ACUGcxeCULpIg/lK0bTIgzoP+fJrViFDVw1ZpD+4xGAhxCiAnGlfxBd5jw82Zu+qmpXtCT4z0toyiGiugYnKSDESfADKSACNiDYOjwRP0a0HZDNwRbAhhxn+EPkNQRPmXePnxhx9QHHtTLO1Kd1AbbjByH2EauP0yR+77tLkkIHuhHB7jvlSSAeJAHHmAYl5hDCnRAHPeu3MFPb1DJ7mJx5nZhCTZI6sYxQfESk4xMjqBlC5iv117JCvRmC+gAYlhx1W6gpVXhCtwUiViCnAhoL70I/U7RYtyy9qoeIK9ArhyRGzxGCHjTJadIHD8P8skuHGMBC3iqOjxCEPCZ5f0IreBlwrShKzdxeClKRClLxrz/YjZJl6fuBgG98xvGc5q2zEG5c5rZxyLhMw6JkiuvoHa53bxFTQpIYwAcgrJiBQ64zTsildScQAWYAQ6kQEP3o0RXFTuwwA5kzdbsjMDFo9SkI0l7ZgAI5MLV40qTtLW+DbNWAyJwCyf52t2I1d70jcw5ZOD8TSEE7BLgVRg4AlE7guDAQxlgQFD/6xponL+aXFLjK7zSa8iBXEqaFUEsrE2AxCDoXFfLZFSoTtBtLFmXtVmfNe38pFMw3T0I5cOOzsP6BPJU3ck2zxM8z1lwnV63xUakRVzkVgQNiBklM2V4sJOFl1f+ELAEbe4WsL0Q76W2AAGkriUEBiUEBhBx/8sxVgb4zG7SZi70HipZZosaZ65j/5RdzlIKd8Pq/tbyFfSQsAYBCIBiPIFpT275hVmspLBg9NfaWUzyHYbzZlhiNJGRwAYROtP1rQ9pHBeAfjZg5G6UFLYB4K7XqtGhTgruTa3ufme7JHYDN69tr49liG1iYPHi2hgkNRB5VMNf8HZgyMgh5y53S+4RrMamAUZgPMEUYcHa7QWoHYboDlQImHAKA8ZiICZ0sZmwIZ86APIDw8YsKd8XZIt+ZkUiy8qmSLPX1vZijGs1vTd9J22UqMcscfdpJ5Hi1R5dikgH7OEuXVqWdYuULoA9PMhfLK7XhqgIoUhvf3Z8JwBhpv9D8oaYZTdvPIVG8kby80rutjS3baivb7jKEumu8/rDvWwKGccKFmf43gqoMVmieV+5lexSqEzCpk0RjPj2XlxBDfYZoNLo7lq57j1fkXdDlwuzASACZPx4bytf+3SGMnt2Igf5H1ZhCpwAf+93+jHgeHC4aU+tCOwHLQV6nsGPF1KiHYLXcFQ4E43IlRew2sEJhmUugk+toLXmJvO31FJCARuAOSjM7YbAIfyFfb/lg7pHaW7ydUutGqWAcrzdc9c3BfMHmsWGFoNnODs2fyfXLqEGrHStaSO4oc5AcVShgwStjouAiYTID2e4IkPvLkG4jgCydyzuOz5G7hlA+Dz/b4zogGcGre7qylZOSYb9txdplJLUEXqhUqSeiQohGoLuSDS9Jtq2GppECnESfHkYvJmlV2+mKoAg06eiGc0EvMQXR3WBBqyGzSG0DQUkwtPowBMswQfEwCMkjbxRtBlMAQjQY9QUjTyCW9Q4axONtFLlPNXIdNAYwCKMAbgKTUsT3DZelUrH49A8gmsOB8SRFcVRROFIRFOTnF6BHD1EgkRogMAuwQ84hF3hVbwWAb4yAxSswcspxOUYzmAVglYrRT2MxFeXTj30XGNRrGehNd7nvd7vvUvaZFD6DshOhdRdBVLWdVi01mvdBPZoDxGlZzF0Lwss6nYt0nrEyS6I/8BAlYXsau6sUV8Ri0AJx/AKrAAaS230XpAbJ23V6sAK5ImTF5eEBvGDOPNhYCtt0Kgwc3vrf3EMiGig5Mv3mhIIhK8BaMEJMG06nDgWDP/YthlnfKVifIe/4ImDDMZ/W2a9BAHeLlMzYYa9C4aejD6H3IteJC8JWELVJoAOnIDfduEVsEMpxUgKjP4RaEGJ38yxZCAirP9gYHSyAkQLdelaHAnhj8QCFit0GOjgz5/CYlfSVfyCB8/AiuxOkCAhIsWKBCkWLFhRrMWKFR07pGBXjV2LdOp0iPhogMAKEAsgmlQ3CaUBEiE6dDDAzg0IFtUIBCHREhG7mBUHXnR2Bf9Pun0JYoQ4InPml2IJbJ5wM/AnRRYiIq6QgWcFz6IdWKQEUa3FHgPd/BlNoONEhychUrSQ0cJNx4QhVxwpuWJmXH/dFDI0sMBAtYoWs16cuXnzJHWPDpFAeGLFxWIZD6fD8yXBAkoibPrVcehhW60V1yY8kmBFCrYkjqYrVizdCqeUSJxggaghZplfZgjta+BvkIOEBVrF4+w1nuPfs7puwS54BxJBVlRbARa2CEr+ROAcybNbBxAtgCJfvRqomdbyJ4QTdFiBhRNAAis5nj4KiYUFPMIigYtgk9Ak146LbYcHEdTCnoh0mGkg5UigJITKGorhiEf2YEcHnkR4Tir/mdQRzz88JhHQJix+C264IMzZLK7ZemSBgCNsoi+BrAZqQSjmnENQQo8iqhBHHF3jzMLwZGBBPQPcEGvHioqZZBLx1uqGthQXOkK9hFZ4UiWnoHqphYtaSOGgDgxsajgDZuCvBRBCCEGEFBFpgQUdDOMPuXQ8A02sFhAx8U689DRossoScIg5ERI4Ls3Nqvruikli62aoKaMrDLm4WDXqwAhNI24P8iSjrQOFRhLBEibVUee8FYQiboVHFqWpLHZcc4aspzqYsYUEWDAHSo86cPPT3CA5gSicdoJIhBE/O3OtEPZDS9LwujwOtEmu0lE1ziItM500+xOvIn5V0/dd/+TeNU415PSNNF9/xQM4PHgHLqbghAOsKE2BF6a3YYvrhVjLg0NT+EyMI96s3s3OkwqplKXC4oMlKMnpkWrcYEeEDz4IYYWZZ5Zq5iACGKMCk1xE2RypqolKhxAqMAOdMT54ggWjWaDCjAAW0Bk9EX5u+gMKUoCJ52rA3HoMoBP9AJ201V5CBJSTXpprqHd+aaUp0EZnCRxCWGQME4JAGXCjwfovVQtWmeCfxBVffHEV6KGnkMcLWQOeNeix3PJCLAhniSVuGIHySC4fnR5HinhjiRLCcIQDGsZgRgMOKgCaA0LWWGPy0THPPfJC4HlcBcaFX5wPSRgZhJF8lK9Hkv96nK8HH+flqWf66usZHvvstd+e++69/x788MUfn/zyzT8f/fTVX398662n3vno5b8Hn3zOsT+f68Fnx6EK1P4fgAEE4NOOsAIfaE8e8piAHCxwKs+kCTwEyAIJKIQmkolHRxd0hhiO1Ry3fGESBfGITyqSAEigSEyfIUgKHrKAJg3LDU5pDjvE8qS1zKYuKDEUccZUDHVMyjWPCAKBvtKaPR0qCG6g2HjAQx4+EWcGNVTHVTbDkaEcQQxX2ceewvQINGVrMAboDh5EyJ0AHSYFHinMF7JFF++sxRLqytNrfDiTEIJAPSY5zLBq8oQMpQNM9kCNRi7YpXaBRyyI6Ej/uSzkQ3Ws5Qki2E+XrOiPIFSDXeShyhcGtAB2nKoFVJwJlPpSlz0OpCFY4tdK6MOCdumFVTxUIR6q8xRXgkYjq8nKJC6SrnX1i5M8OYGzVFgk7hBEMq3sEnh2SEKx/EEEfqxQMcDkQVFSjFg7FJMUKyKQc5kJlyqU1CQU6Y8nDCUIiPghHVWTTOI84gv5kkGMEFKYYXHSAJBpVzoIAKxyUSxbFCTAmSTlQ9Vw0YMWmkRNrnQjAOkIYa7RiFWuUE0xyoBik5AVcbKIlRU+hEIU4wx4KvIIodBljnNspBsOQcRHrTAE6xFDC4ohqwxdhDRDEeM6jyhLghzLhU3oUmfE/6PIj7BgWLwkT7261JAVKPUi/aSPDvZRIp70pTAaYqVXbATIhzCSjNRJ44kyFKlJKXU8x4kUox4iKG96Rh0YlRRZzKmfiuwjHbF5AkrR0sZbGqcYX2LLAnRwEfHsqrBk5BNzxLQjdsULVVXtF0BPyoIyHUewlqCWVi5ixfVopl3vKhU7ZIga73AmHTH0yDBDyyi20GUi6pAMir7SLkRAQo0qxQOfuPOFPdZkhgljqD9C+kPkcPBWO71IHz1SLoeq1h9izNdmolXbJWoIOZENLUY2E9F7LZMihdQkwgrm3dWQFILlaZfFEKml9cKru+fdpSbtdciM2Qu+ZpJvwkhaX//vjKxg9H0vVSQ1A0S4AWwpm1nNPiCCR7hhDzFzwwKWJgEQSDhwLJAAMszQ4BWgzA0hTtkRcMC0//XtKOzQcNWuJhUQbHgMJw5AEndmABPEuGlpM4MELHG3/y2hA0g5whRMHOMxmMEEYkJKAkLgYyNX4ANjCICSZaYypOzBrAa1QCxY4T3H6e53vYNc5dYQhhIsoQJFuF3lJPe428nudVBYgwZcR4Mb0ADNHLDc49rcu99djs24o0fwvOe8++VjEPm4R/64IInoxc998GPfpCldaUtfGtOZ1vSmOd09+EUaetOrB/3qoWjlLfoc+vteNQwgAv8JENYCfFo+ZYDALkz/gBeiyEp2RakjHcTAEibB63pRm6/sgtGFhkXJrhIwkElU85KbqSqxDIAQ6T5SMHpUL7GeuM0j2pWg5BmIM9Z0iJhIkZUuBE3CDHvEEJiyX3TkZW/S6RrRyPYEV7qIXkhgD5NEjN7EJIhRF0AA8fg1ZOyQkF3NYzCLMLuRxDIId7BN8WEtEV7kQU6qkGMOp4R0NZIiDVbLO9eF/zVhp8IDCw6VVeOk4x3h3ZFfp4OqGh6nhunY4VeOU0s/QoZMYuG3G1EVmoIam1GIsqy9osVaZDrlNDT0oWTeqQ6DwWUB9hCVs324p6fAqpqFucJP7OVuVxLUVOIMTZceJnHBnDME/waAJ0bgRfUTqFNeTmKoT87kSGdfpZbqEk0wr+SkAIlHLHF5AhZGpFZufz2UFDntdguWKovuoeaFUs8JsJyVPeolptKtF8AmUY0T+NHgOco4IG3ytzwZdCUJ+UPieZKh70B7TOK5CiJkhCXgElY1bwGP8K9A2o8029geCzB4huWfnp8UBGRSvCwvcphqmkVSmDp7OhBp0hHq09jENmvDxAImc5LgnE+wxBOUiRGGcnVYw/I6cVRaS6Jr0Yp0sTrEVsNy+iOHhaZqnUSJohIGl4LO/liA7R6BJVJgH8hEYGKjlAIsvwiC5fzh7s4kTS6OPMxvARBhR9QKpixJiRrEI/+2iV+8aj3YoT+8jjC66YeajpiYZSgmyV/47ecwqhg2SCj2qi4I6YYGqUviQpbWgVLKo1TCr+jwxdkIDEeSMJdeLiOmi7/Uy5Akql2mMATXy2M+pr+2q19UrgktJmQmhmIE7Aqn0LDGkAshCrLQy11SkMC66WgwLGUSgBKW4AMWAGxEjMLMgApYIMKqbGaq4RFSgMi4gcVWoGhUJgUo4Mim4AiqgcSWYMeuZcUCABJkRsM4zGp0QgKWYAxwIAWiwgB+pm9MYiUoYAdYwA1OUcpSzBzcgMTMAMkMwBwq8RLNYQVcDR0+gAQWwsbMgBvQYcoSzGhQRiZ2pGEMB3G658v/IAdyMId06AEe6CzPHIFy3OxyekcDmMEMKoADPOEbw7ECluANioAcHAEeIocaKWd3pJEbCa175EF57id5FO3RoOd5Im16Og0gA1IgB5IgC9IgNe3TElLU+JHUlAd/8id8+KcDAiDWKvJ/PoAS8umAskceuoAVeMEC8AUKeSNRTAKtvDC8LKKW/i/yqKOyEm+RHCXnNGLvIAO56OLoJOtCImlUdiv0bOQixi5fOIgSiA7tCuJQWKCqAiYd0Cj0ckWKdqk6Ssm4DsogcDIoTMOtqEgdFO4jEqv8wiSK8GDobomTmsW49qi70uUrUCU8gEu6wKQbksi4lIpBkpCXCMqo/5yLIM4EuFAjsMSiX3rqKy6OonQPBFpP4NYJhLqpspIvK7YN7SyKUPgNVxbmWW6SBQAEr06yTLgNUcwlQJgFISCiNJkjIUCQoCSD6Ayj/BKltiblLOlPBelynV7uIrpNDKRoonwIqrQkrSLqM4zFI+yhKDfzKqzKB8+woKyIkXwTm0qFi44JKUnAntZtsnrj2lRIO1sAD/YBKBhGBFFFHfDKosZyB8XgBLRuMz9jjqjJJkziHciwXjiiL0DgTGqIokxqAjXQPI7AliJDNjJkEjiolIzjRjKiUIiCBRQrt9aKCvOFnGKyZAgpBSdh7F5PI7aIhayTPxrkQK1ujv5gAf9+zjjIghJIiLskBZIyhJBeLl6YiLvML/2e4AnswUbLBV4YSlSYCj5naDzKEkDy5S/nzjXiiQDAYIbY6InMIuS+cyZChksaZhJa4xVtKa3S4S8hoxjeYSAO7ol4rtg2g6VsiUHU0jyqDSc1Iv5AVAtmT6NkAyeLbh9+LdjAj4taYoyKYUt/iy3KBSgwCihWsjCWkZfwKCEMLjlNsKxezoruLu0CpAAha0rBkPvKg+3UC1+8g2GMA4IkD4MIcL7GT2MwqAmBouhUo+j2qWL8q2G00NhSNVTD64FSkKle9VSYiCKUSqRO5sCi4iVUTAJsZgFmUSoQgQGXBgdAIMQODMT/OHEH7mYRC7EXW4YCliJmUqDENHEPpiYcW2wBPgDJjkDEQIAC0EwLHkEHhnXHQGAWC/FF+OdnpixlqtUMrvVo2EFbq+aSbOwXtYARZ8ZcRTHJgBVrgpVBMCsdtqzLoNETfmfP+MwdcwcbmQEKCOFx2lEeLYfOwlEDCIHO0mYMliAcRoAdJXbM5JEbBQ14vsfQEC0f5iF/mKfR4kchJe0gc1Znd5Zne9Zn0+dmF5Ifo4d+Fu3UUi0i+8cil3bWViANEMgHFqiBPiNT5wlYTIJfHIs5ia0s88Sj0qEsXyMBtODnyO6CWCkGEiAdeI+C1Fa9KCYBp2hAiMNZ2Avr2iI//92Stwrj8PrrNT0iCIz0Ur+AABbgTlF1B6/A3WorWwjjIvBlcWkKJQyCWsADSnZhRt6iOrMqK8ZITwyAQSfLPP7SWaYPMH/C5sQtCznGPv+phjSPNmnKsf42iboLL69AAgtkBSRLS34oAatPMPOFWHRCQWLK2mykcWGlXsjoMVWjZC5oQbcuXoALIpgDIiBvuqJKAL7yUtP0qMDJsP4AC4LLdE+ijgYisHrjnfREI9TLP7DTM6q2IkzENLwCSkGUsC7oTJBSXXap+vYgARyjK8yJ4khLAA0zPArsMe/qM7b0RUdma3kjTHJlXnQAC9qiKvou+3BLBAjgCuYFPBDG6//oYz8WJmTUgfdS9CTKRAZys+VkgghvKjbkZNjEwin1dC91oE1vNfuGSFRKlYr+yzdR4j66Av309DAU79/c0hli+KkqLjYRJk7lhLMSOFM3IzycITETwgAMIAVS4AjAOGposixOYo+ygnSVqiy3i4WOab3gAgt+TrF+ktiocGPed93WuKBgV4x8dCaA62/QimNqSInBjyAIKU6ZBIjIVE1ZIIkxxODewiJi405N5on41mD+ANjqTSzo6gNnzkLWWDDT5Pq8qDxkq0T/qEwelQX3qbsy6De1KEAiRUY3EJy05L+yVg3l0ADTCy+Lrr3I0GHiMFLmCzx+mYqC+b1KtWT/jFlHkBCYG2aZtwu+kvBZQPU83CAqjBUpOnEPQQzBTqACuMFrRIxnzhnBDIDI0uYDLMxFKjFoYOLA3IDBRMAcMhESEIEFdkAPRSDBJmx2dgAwAoAb/CZmzvmgYdFvYMIN9rUCtGBnYKKe42JprhVYX0KcjfFv5iZwwGIgOtMZvazNdsdy/uxy6GwMaOBj6SESIHZ0fMfMaGcNWmdkRVEctXEadUd3IkcaqZEeuQd6ziEfHZIfizpoVe1nk1qpl5qpmxrTjroe+uF58gcfFg3VlAcfwofVfHFpK/IDosuAtIcPFIiBNKJixiNPVgWsrqkAi47m7iUdEhA5tLME86Vg/xKDTSyrcP0NEQ4pVYROKGYEQ30SIgpEbc9k7Ahge2/FEuzBEqyX/SjuDLnuHY4IITwoX1IFDyTwVqoXNf2hKO0J4dKONDdRBvYhhlnwi0C3NSsr79aJiQzUNPnietFvtZRoH8yPQAjLMCJzNdqXpJDDOUfESbxOPwwjRlVFQiA1QjP42TqAEs4pfw+jXoS0XwwqAcCltk2TNn/qKfDzWcJDSIu5VP3jiPiykaKlPo4gjJ+jO+pIPBJgfAsOI6piBjqC/arXHxrbI87pBOYukEbIUZqQSfsbs3cYCQlMkF8OvuYIPGKkfkGASFIZMr6Uiha0t8hIfGnbEoKFVQijqv8kg4RumaRw0DSst3pvJdqcEGEmKg7BJO5kojxqIu5oiO66Sz2PyqP0Je0qiT5S6OiI0DRo25xCJLLtScT1KZnye79BO79fMC78bU6ua/TwgAG/srxgGYN2JIRipBvmo8NN85gu5EqkNE2SHKaOe2I0opCXDyvgpbwxdEAuysET+IciBAOd5Z6+g64y8OAqq+8ctDRJoMNDBCJu1CTAg0/0FDezGCuuKXuz+HcxQtG/G/GydiAk0M+D2zUOg6HMgk0zNcmZmXkZVCCUeFT2qaYWgDJ2V0/21pvmSgS6ATDF1iYOwS0EYjzk2oK4b4sNAMu6JDES9ZTTwfSCS1KzWFP/SeVty8TZd3lS+mvL4bq70m5SoR2DJAZheDm7hvldHP0BuasLNQQ0up3UV4Oiwn2+zJDbyX1KVRU8keNk0Hlm9rnD+BDEeC8ALnFnIjpw0GMY0cEMcOAISGvfp4BZRWzCWkag7b0CzEKdqwYXG7EaFuBnLmAnGF4HIixetbln5tUAgNVnzADhA0cLbKYVO0APYyBZCPEUJb4Pg1UZGfieGFakX9oa3Yx35owZuEEcIwGnpdGlUZoZssEVaJoGaOANUloDWFZjpdEdAa3NBs1l6wF5rv4eGk3rn+eondrrvx7sw17s/wGq4efRqrp+HBJp98chKLKrY42A3MLWPtIC/7zDb1fjyvUDg4YtPKEZr/yKYkL5JeHTHoDd4US4keGzQOq2VALE3VIgLFYO2ED7e4k0mtDPNEGb8gnkOinPkQBp8snllqCFLTLfNOfjekV7L/RP2iri2DugsPg0UTo/WyTpOBSJTdz2S7fdqE7/RM7PRmeohfGgcE0DIRYEDB8XX1o3sa4C8DP1KhS7bC2VqGbY+FEqsAileQVmBvDoenvFAHQATqJrOhLwjFuQtf/KO3iNIrIJUbBkPAjP6bSCA4MY6xJiVAjJqIwfxc2J/QCCxAk3Mr4US7CAhD8SJESAaPEFD6l3LXSIIPGEhD0RLNJ5xOPsiseIEYulM+nR4/+klDLSTcJjkJ0BhQtWqNu3YsGTmurUucQzSV2LFB1CpGhRrMWREJQWijhxhMXMDke/sLgYpFo6nyt/Tiq24gRDfwuf+KOEMe0JRMUijoQJ</text:p>
      <text:p text:style-name="Standard">t2QxkyZZdCBhoIVKqyL8GXAzlyQeGS32TGXRFmRckFe+zEihkKzAFcUm8TWbtqk/S2T9GW2hLqe/mvvSWeyMGq1CSlQrYq2W2BlQlOlkVxMrIsHJlG7TRQyZTmmIjA2hSg3xWQaenDtXvA2Zk1LN4IfV9U6Zk0RNPChfpvw+V/FWu3j3FFNXeTbhYnj+XDzBzjf3dHiuCowf0XCIDh09OpsxE0ZPZESgZKOtcMVQ+x3/5RN9c9H3Uzr7dCUXd3gYRgJ/D+LRwmEtECYbbwg15xNQ3/lmnwHmWcbdgyZZdJ9cJimWAnJVIaSdc7utJNp0Xw11VwpvFWNRN/CVCGMQ7IDGG4b8yRfSFVd1k1eLJ7EThHYJJBbRI2LBl9JLc73E1YmCCQbcb1dY+ZNPanrkJmN7zcdeVyzSZRKaeKgkm2AphXgSnvKl9xNwgz4H1597BspoSd69ZGhJiF7np4ty9tYCO5puuukKIXzwwQKamsOOG15+YMYOLLjBKaulvuqGOdUkIEIF6CxBiQ4nBIBOr77+aoYELLAggRkBLOCGAQFwgw6zv/bKDQ4gdACqCNUg/2KqG4hsmmwAYyySlaYn2Orss+iMIUEQEiDzASTVuKqpsmOYYACnr7JTzZJbuVSSBatM8E/AAg88sAr0HFzIGvSsUcjBB68BzxoalDBGBUUo/PDCDS/MQQVL0KCBIxrQMAYNRZSwxBglaMCwwi4vfDA8DbcMswoE3zxwPVwMwkg+PucjST1CC42P0PLUc3TS9eDMdNNOPw111FJPTXXVVl+NddZab811115/fbXSSiNNdD35CJ3PPT7P4/PSVMvUga3mzk03Oh88YcAKPjjNhzwTuGNBemSq1NZQDAXhRkmCcSlnh/48WWGHGbJwhQxX+RPEDH7um6w/uYW2gJErBP/1VkRKdcCfXPSxkNBCn6WTABba6cDOCitUs0LtiNyul6TssaeSOpO0gFA3rh+FRwJa2LNAArvfnrvt20J04WGl79nCtB3kBWBDCUgq+ZPqPDKTCDpI+hsePZHfEAsr7A7/I4g8sscjX7RgIfEnhEBWCH+56CA4+WYFQfCcDgSnoCdZiT1AiZ1AEOGSGaVpMMVoQgsIAAmMLOQvTOqQPTTUFSJh4XEP2Yp1UiSG/BjggyygHm3CxwKuCE4leypNOmoUgwTMxyMHeQ87SFKZdLTERCZhznQEuIcsOUR3ttPUtpbUAvzJ5oKQ6EBG/Ke5lfikIgnJSGsisqivsAdQ8jn/E4cI0xLhJSAGO3hSOnrknAYZRChHyBAIPHK5GLAALkmp0WeusIKLLACCLJqgM8QgFv5I732MZMf8QCMnAP4uTHi8SF5SUh8RUMkcwnuQb4rBPvOd5CVi/Al37reHI1zEKQlQR/ISsgDaMRJ38FtSRODoEoRIRwfPu5buNAUahPjjBM5JT4Nc8pIveKkhOpDjDke5qMtxhHr3W8pnIkIAAeyEANyZhHeywxMY7uZMwlwAN/t0qUTRkCtTMoDmGKOOEJEERmDaoTpodR8HSY4jKhkeUagCv0XWrlSgUdDrVmLG2FxhQuL5Tff4+ckEthCMxzxIQsDEIjRJCSv2e6aI/xZwoCCGaXhL4c9X4OiW3+jyiBHx41G+4hJ6xkeI9EREnNgDwzEBZR8sCAFe7Ped2zTHQSZBxJd+qBgylpGPjJoLoRy0qJQc8yveCROhQrjUIZ1oN3VCKB5mQ5eIDG6r9JEnY8KYp/mQMq1j3WpDz0q4Q611UHTZ6qNQ4hhs5YtV1yKVCEB1h3dp6loxAFUHWMVXbmnKDXt91QI+MIYAGGBcdUNHsEBALGOJygCLGEPdxnCBaS3hAyJY7BNdVQ15SXZTu6pssIJAgSUcC7GvMoAJIluve+m2BTY8SUssEAtWSM1gGKPHzDQms4OVIRpjWMINykAPeERiYy4rRBHesP+EEpRhDRwgGcjCQLHshgwexi2vxoqLMPLaTGpx2Nkg8nGOtHGhHpLAR9DqUTSxkQ1s/O2vf/8L4AALeMAELnDUyKZf/A7NbPhN28/O4bappVYEvKqshe3mjyPo7R9Hw5k8ujABOVigQVP9jl0MmJj1fOR3JhLDYTx5EsPsgiOyoWcxhSgYcLayR60k3FxkwD4NncgnMmGIKMG5gjlK1XQRVAmU9iQpjxS5faDrRk2Ccsye0AcpSTmMXL6iDhn84aKIIIAl2ZHWfXbkC8myYyS9aZliiAEy/PGJnb9gGTR+qAUhKQgeHlGjyfX2TT9hxwk81+N9EYUERyGjSjtAiRP/dJSGP+ldeJQJmcex4DcuntxWVmLQI+iFhj2l0h5A0j3+RAomqe4Pby5VjHdEBAQhuAMLCKMmG48pJRChzRdwNB23DM8A+9k0Y7TYEzW5MswwgdvjEoEURLXZc5QzVJgWY6kxwuVDWwkyg4yoowilI4mTE4oBPAMCCXLIpR/ScZiRQkRvwjClg9lzE5pQkqiaaTERIc8lt+IMfB7xO4Mx6hOwoJu3fEdSVhLmZGRAAJDWRMlwWgmH2lLOFezj17C0iTregWvFWAcsCUF4T7JsncGkww240cGhtGq6c6euReu2UYtG1DzCvAWlhvsMVYuhnB6OZkuzqepX5PTkL0yr/zzd9Mpu2hMDSwTBJukzzXtsYpLw3dHO+1j0UdBoQi27JDi0/kyDwuPJOr1FfdDUD38+tCivI4Uwdt6KDjowTDfwEE+TuMI9NbkWmFa8JDwO85NXLnNjw/GsxQBk6Eiz5UAzCE4y9UhFRojRtBqGhREJeTv1osV0GDVHJwrLT73Cdt9JUCRO/k5G+b2Y61FKnVZSXVYpdFZrfwSdZsx3iYDHr0XRRj48XKoZQ0LEr3pkHQQHVG+Gb3zG9HYle3CivUr1WDNQIBGLdQMLdmCGUJUqX7AqlRtMVb/zs+MIONBsELwlLfLjq1TmeIQ5WEAFM1TAXbbFrfxpuwKPUFgfEP8C5Vd+qpVbt8ErFJAC5OeAKzAD3xd+WkA/j5Av1fB+82IADvgqvqQXZeIS/gIwUaMCnmBcL2NcEQMzC1MEFTAGzKABhFAIDRMxM1gIE1MxFyMyzGAGNMAB3EUy2TUCa/AyEOMwLZMwNTM1QsMI8fUzkjBf87Vg+tVhBmaFV4iFWaiFW8iFAoZgX6g0+HAPRaM2PuOEESY1cCM3F1Y3H0AJGuYDXdA0HzYBvCAKiaJRUiYWT0BMKOFrimEQX+AkxhZyHVJsVzAJhvY453NxgSIDOoB58dE5b3dMW/EFZnYgYWYQT5YsNtICiMRMK/F6xRASb8JwPUGKUbUPbUYV+/D/CIfATGpiQ25yHsPWDRpyHrwxblnCH7TWAVtXVp1mUuyxaAbwCOtgJ3sBJCQgas0nEunjSjz0BekwZwzxb1QVVV3ScnHCFzmCiJLyEiXFIArlH5XDVNXkU+4Uc57GadXRILKxFHiBP5NQjfwRVTOCIRxBd7+3J5CyJsVgF2+Xb5MgU10hH4QResshcdwkHtnjU6JmIkNSGd5kOpsYHIGWFz2BjR5BPkVxFN+IbSchHgg1I2XFIdbRZiHwEBz3BPyUPrckcbphVN3wOR+hDsnCGlVBPpomQJ3XQbS2C6KmYtQTImnVey0yIw+SIubhEoB0aOaTci/JOsOkFU2mJoxh/4rCJEqvSJMHNHZLVoskR3p/Vj7NBB6Dcx5uwIubhhINAlMQYXqiRBsrkVZF9JRbQiHsc014EHHbJCcgsVKUMQnkkRX7lgj8Mx2VaJCPAk0vkSJI0RtoQpCAFx8WchOnASb5EQQhoI+gcUJ3YYwG4UKmiAeQ8TrHdB3E548nomZCQRKXQ0xVtxUGdRRkhR0JwRFRyUfnMQOAwBrG1pigM3RFJHHOoYrRcUSy4VKloVI+ZEKVh0ldNjm0UReg2TuLoojmBIjFQABZsD1MeZXdcW0SYpDpwHwy0lRIuRtctZ4VMkFJKZFId3T9uCiLA1ZWUnv1GZLfIUNOJiZol5Qmov84JoF7yHcn4umWLqJ2AmR5m0IqrsIq/bcIh3AvKTAFZkAvi8UttKUt57ctbnAEU8ANFQAVJoChiFN+5/cumRUAawECsTVbGpov5nB+2YcDKWAv8IKA5GcAOPAtf2Ev9LMt1LIEwtKhrFJY3CBZT3R9+jISQeEMITaCUGMwMZOCGLMxSQheY2AGNzCENVgIjkAPFoABKQMyjiAxNMANZ+oIHbMES4AB0BUzM7MxVlpe63VgkgBfa3M291VfCkaFaNiFg0qohWqoh4qoWgOGZDM0RaNgZ/Mz9wBhVSMTFMaGlfUBeLECacA38sAKvGAB/tgijMlTIpARiFNGlTEjFsf/IS+WEnPRmhdpjfZDdx6RkgzSAj0VaTa1VA7pP3qBPxEEFCthF9fkb4/QBIFCoEBhIYUCZRZCkXDhDCAgAte0dEHwCMJDOpRkeYcxig4SkJOVI1c5iGjUnRmiAxtXb6j4IoL0PXwkfN7En1/xBc7wmPumOKMnSk/nJTy5nmEWcZZgPskKTf0UHOM0HzCiItyBIUbRrK0pVgq5Qb0ziJvzHx6SbCJHaQYBiYwWbZ+ET5lpJXumOOWEl+pDGDDSPCFRGjBlZxb3IZUhPN34b682jcU6eXU1fG31CDqQZJb5brrET5OQE5aAF2KwqkmxFKYGFkqUcA1yGowGFzUyTFQ3/x97RhgrpQN7hh5tMnZ1hZ/Dlz6EOWn0EY/1Mqp7kmpf50IMFCEWMiHFMANigQXNtA9L9xdxJnb6hkv3U4xI1RtlMjwgoBCQ4HFz0md/lkguN3bhmRJYwkyHYhGU8BlzgXMJYHQKmSM9wRwdwIgh4UphQRbNk2VLxbKRCRLUSiV6kRh0Aa2VhyYhW5nS+YvcFroL8EHN1EkrNgkMRZtM8rVLhRLI52Tr+CQtwR7L9IuWaULRkUP7UiYkphSzip5ukg5LVxO1ajoYySS45FUcR3ov8bvYSCtGMlO/5pzBd0gvtonEap1lJRLZuSWI+FXkISQR5B0axZzSulDHJB5blf+awvaVghchMPWSbFJVB8yyMIV0Clcb/ViXGxIidbdvsuF8+hllELI4mWtWZrRv+yJAmaJYnJIAlPCm3ZAArIIIf+WGKayhtLUAFLAW3BJIqEIvCUACb5or83d9Erh/71JYl2WB6vcq5nAEFDAGLfwuicUqGbgI9cIqK2DCd5MAgnV+8NJax/II6tej3IBb7PCguqUvzNdNeABcwkWCR5iEMIOCB9MxzVUCYQAxYuoIqhANKVMBHOAIaKoBLuiDYroG1zUGb3Axx3VcNEMzeAo1+OWETjiGOrNgi1qFiUrJlWzJl4zJXhio9dAPRHMP+FWGkuoz+ECpBgAJU3CpdRP/ACKwgT7AB3HABx4GYiJGGPrJOMrpU9TmVMdEQA9xsdNpkdThaT4hGnjhBlybPVbEEx5xG4czuxxyFQLbY0NxBKcWIpKjkkgRO4+TAkzJIoA2UfD6e6l0BDOwZ3J2BN2gktwxIlSRQvC0fg+xRS8GQCSRHSJQrRAJPMNWbJtoOCQQA3/AIX2SACBgE4bhD83xINaRqziKR0dQlS+BB3g7av15Vti8dcIjG3bRkq5GzEGgznkRzH6Sq/UCv8ksj1l3tlEUEgoij4xRZBt0arSLGGNEv2KQCNZIPaQwVosDOiGAUfShDpUnfS93En0LZV1GFobbFVvEAg6dDlJxzPlG/9GPkQJ69yCSw2iUZJBxwrJbYVTbA1QpgQhBgBaB90Ygxc1EOdF4xxGVgZNftCeim5OQaXqT8SD3Myx7IANtph0QJBgNzQ5u6R8YzFTqcxpXJhgEAAbWyJS+sYyDZNQWuQIGYGx9YnrN4xsjEgIQuRfgTD3eC3EgxYzvBBxukAIt1BOjl0/ykasgYM73EyDyzEP5KyduAIuV6xGm9wStQcwLYAk1kVbQUZw+0T1aUlXsQxPOoa7Ft6B/2Xg99atN1rhwUXlgW74i69J50QJN0NKL1jzQaBUaVjjsdhPE11SUFnx0sd3W3BhRbUWUCCeQi0WbuL8esQ8+IUyd/U6WN/8sLZCIYvFACJkUlxNLboHU4QFHzOnSVXFKsjt2RRJ4DCdOQdRvRXFJVXUbByIhtfEYHbCvr+ZURudUETknbAfCJYJOqgolrIe4Lg6tYpsogvNU47k4iYHiznptlQi9+MusZ0dXc7mJbNKTX+UTeJKfvpMSzNegPNyBjCUvHyABmOUPH6CkBrAt8ncvhSVbO3ACKRDDH2A3IbACLuYtS4ADeeN9ImACT0A7mUWi88N+ZmAsxMQOrIMDEnAENLoAvILmWI4QOPAELFANKeCjH9ABuVMq8vLnK+B9IdDmLHDnxYIOFWA+2RQAdK6B9sKBo/ZJwiOCw5UxCFNeWWpcCdP/gudSASXAASPAATfggoMcp46QMBrAgyBDhJ5gAeEAWXlMCAyzgoVAXuZ1MIr8NHwgCU34M/kwX0Hzp/m1qJks7dNO7dVu7f8gyZEMyqD8YGlTNdljALWSyubyAX5RL08jD34DOC2uGAG6D8LRGSGwAAZwBCewAEzRGlcwiMB3E+KE3yfWEAbgs2A+ILmBZykBI48j8AQAAguwCzTZH+bWEEGQACvAOj5FTMk2LWbByhXf8BlyFE6F3qI5FZZt8ff+158E8Nvj8feukrxWHa7nVFo9Y7fGJCp0i3tE1odmtAvgPixQRVfGl2oN1D7LAkGgSYdgEwZ1AiyACH9wCD4V/0voPZ7BwQIKwfIpoAMwodyjYdA6EO5NcQJaIVIM/N3I0fQrgBCI6XKGdxVP4D8FvUdR6/MJoEoZYo2aQ9PqfT93lyFB8AfDoq4VghKSE97igZnxQeKvltYHAlPAl01q4bM6cAh3UZhA0gEn8AcroCsdwDzn4yQmf/EPZEI2q1ZhlA7NbGQnYAAGEAPD0ZKMm9ZwzxALAAIFfe+eMXm5akUCkQAJEO543xoOchqeQ/ErQK3+A1SRTwJAzQI9GwR3AR/QSEro+b9pzRBNzwIg0FEn5jlH8Pt3f3AuJ3jg6BGRLwLgX9CmKo8R5P0dj/wJsdWVgWSYRK1OYQAen0FG8f8dMNLbAGFAxwoQWToY2FMsXYsUHZ6ISKEjYrp0X/AUwzOJYjoWIZ6EOJGAwJEOITqQ6JCihTp1KxY8WbBCXTqMkya5JBGz4pcEC0g86RBkoAERJLAUjWlRocWNTNNNwkORKQsR3RYcwZoVK4hHNHVg6XaC3can6XQUPVHtYrEvVO0d1AGCBZ4vj048+biAxYoERK2uSIenBQgSIVSWXRp148x0M/fRJKuOqr8QBljIjerGAAnOelfoMNCBEokTK5zOxOPsymKOIkYf/LPiiAjDLSie9detw4nYLHz6E8EisGqcOosprNjTn87ADEMYpqgQD26xGxOI8Ff9otQZmzv/sJBhe5JCFicN2K5I1+7yFZMs4tkTJKdputuRsybL1L19i0ydQh2vqYsyomi/4wJ7LD1n6kvswPuUSq+/1FZba6MJKWIMqpn2W3A/CdNLrEMLFxQQI4pIbGwjqEjUSKMI17rwxf5mQIQdG91gpxobbXSpAnR+/JGbACBBBMcdcXQDxwU+MOPHMdAZ48kPdmChGkTsquBJKLU0QwIWzGFBAmQCWMANHQ0IoMktnxwDBxB41OKDKNdcQgKuEOlATig/6MDGBSrgJkotofTSDXOOwEFNbrZcJIAxAjBARyR3tFG8wMKTwQI5WPmnU08//VQFeugphJ41TEX1VFXpiQSe/zU4yHJOJ6GsgANyHImEHng0oAEdGjRYg5BC4BmhhCXGqHVUUwtZtVl6VAA12k/rqWcQRvKx9h5J6uECH2q/laeecMetR1pzz0U3XXXXZbddd9+FN15556W3XnvvxTffeMXll1x+vfU2n3ryIbjgctmtJ456EDHAgAUkCCDiACqQmOKJK5YYBy0MOGIFH9Llo4sJ5LCAJqieUiy9FsJrawF//KGEEpifeBkoEFaODyUWviiGsYU2C+4pi1o4i2aaSXjZKB1UrKgYl/zByxKpcwvONnW+6A7pmWXOKQGlBCsPac5e9gclHVpoYqMG08maM5qTXsBrPKJqIWzOkJaZkv+gZ2rBAH++2/DDxnAjIYhqelaqmKyDU20jN+Qju5vRYFohPDyU88cSsin56IgWJhksBLLLfjnoACVsPMUVTvgJ6e+EniEFt0nnOoixynIK5YUaojnmvIMeuq7NtK6NoQ42L/uE0EhASKG+dZ5JwmKcEYP1JzhLqYXjHqyPo5JAiMomntBihzEIQVToaeYUvAIPAorqHeqkz7NIdryuJ8Ee4ITDI2vkX44bWdCXGgKlaGgk0R/ZpGaJnCwtPeoLgkP0J7nOuQFD6dCM1sp2vYahRCUsw8MffPKE0bysG8yzzUV0EAPN1QwvnDnPgFyUOLJoKEXeIx1p2CGYFvyBhZr/02ADBRggAbnkeic8IWUM4AaeNaZuxytbEPeWDvXJLR0LAgEUyyY5zgSHZ4zpyU9GB0OryWB1P7ke4AKTmLJkEGaZs0QIgrCZ2sxEfYARWlRcQgmdXEQGOniJPcR2vROAwGUx2c6KVkPE6PEHBCJ4W9JG1wEdWOQspJGJz/ZxSbGQCA+P8BvZQnAztpxxizOLo+HSIYM9HKEwKvGZIsuSHvY9hjGPIwEQR2kbrIUGL5vjjOEO9J+orENAdrsbzQxTH564LIqt299KTrbHuKlDI0q5o8pSEAISeG6GPgwBkRjDyfKxZTt7MMBbhNNEilAFhdF5CiJYV83t+NASS6wQ/1ke45/ura1A+QwRM/PJz/ukSCPFAJA/WXO6tSgEoYpBXUZSpqCoKAVAkJGOaghosoxIDw8ZClH79vMijDSycfnU3T4C1NCFGIlSRkoSOxD1AXRw4wMUcAI7YLojHfHoCBSQE5s+cIEgrKAaj9hDkVIggQ8sCh1mqMAOUmAON7BgB1CFxFH3sAIWUIJJPzLDlFJAqUekAKhsWgIOimomHZBATx8QgU7ZsVSaQgmqO3jTjboKKFqFYAGOMoHtKKXTnvKSgBaxwComwC5RoapU8CgVqSCrq1GtwbJl+AEzzKClJVTgB2VwBGThYSoNZIkGHPBEqSwbhhJE6VeWfSypZP872We1qx74OAe2GHEPglFLEly4LbXIRS59Fde4x0VucpW7XOY217nr6ld0bxuue3hrYLzNxzzycY6DQVce8vBBAg7RMPKW17znPQJ5haMueXSBFbwQBUQvdFAZWEQ1oEvACU4SRb+CwIJD8w4LenbNTwY4OvWFjyHFlhMWiIfA26nbArhJmQWkQAxf0Ihg6pII2oymvxZcSjHqC8qTHK3CCfniLCe0jy/sIQVFudsCQLCHtajmaitYHl78moI9aIQlz9tbeA50NTzIkzI3o6HwdBaVfVjTIgSQMBchYsGVDc2dMCOBCAwAGEztQcFYFsERmIgcqBznZOzDsUeEeM3/FjAMiigpzUquhtCQNkYdEV7wlJWimhEvL5pfiDA3s3wzd56HIpqxR9BoghGN1oV3DxHOJFiCGEbj4WlisUh4qCJHdpwPQshp5nwKJB2KwIcFWBhblresjgMFunVhZmJq9uFiLITAw1qYsdAGPN/6pG5CxfCyhF9mEr0Y9jgEEABMCLCCIEx4N4CZtJ3rBmOjsKCVJ1EJz9gCOhbEQHQUbvAXrUxtVSPCnAv6tIDsqxi+XbkyCXGGRmKH6rL51do9u6FUGJQ+Pxcmbiv73EyuBkrsmJjHCmHJHSchg7lZhMRay8nBFbOfYIvN3oblGSIi2Bm5kSikdfN22YJzbegk//yQmRyOpX0SE3WwrBhueDHUsmztO677zAWi4T/L87LJje5vICgG0bBTnUnPhJMrWA3PvmCO0JQu0j0jmrBPGJQE2MbqIHjOYTyqb8iMp4AEFh4UgwPhsIttNwSYL8JlFBXBsJIkrSPN2RadGjH45m5GmTG+H7hy09D5KS75y1OCvs3sOYUqYYl1W2ijSsg4McAItWZjwrbEGtp</text:p>
      <text:p text:style-name="Standard">lPuHBYgiAJ1D7tk+jByrLdtaNohbJ8DgbFXypE8NPpUBoO2XxmYUKypoKffRFHEUNqGOkO6g4JXGr7x5HXaSQ8VTa9TMUDImkx3WKtDlHcr2RjWpkjmqsIEnVMFT0bdRTHJlj+/97eISVkuR9NxTpSuBnB1LZ4X1J8TRH5ccRUh9hphvBH0nYR8QedGokqkI/+v0fv/B7Ke6zEe97viSZFOijv8G6MNNzhpFZrHVprFShQFWJrFKJBMsihEhwhDVwhA/8QGUZlUIoBEfIBVbJFVPpwDVwFctSQWdZldpCmHo4h2vBFoHBh3sILnCJrnB5rh8EwiAUwiEkwiJkrh6ULuvCwXzArt5yF3H5hzOQqYZJL44hryqsQo7BCiv0GB9El++aAF6wgA2piQRJh33QnsCoKHxTOr2jIUx5ipOKNzN0DO3hHoBDHc9jpmKwpfCYsxCTCh9rojmLPOlogaFBkVFrEfb/UYy1ULoJWThzWg2TCbpEHA8OmcTGyB3VcyiBa7zWWwg/vCERuwj3MKeVaKJKjAoiIxHzmZsOaTlUnBsBUb6oqAkBkgqEajw58xl2wgMZkL2JysXY67q5+ZwmaIIFsSWaeIfFmLTWe738eL2TWThAUw1x2z0LubNtCg7kAMaKOKhREyCLcpF8m6WCyp1o07cFwTy2MxHi08RfYzWb+CeyeKgz1J15xBAn08U1oogwihsPWcU8Yr3DWotJ4DOLapCKSplfpAlMOcS2a4EOQSibICDkOxAAYQqTmkS2c4/ba4xLZI3cuw8im0iIgrrwsJDguY9LNB/I45sFQZymaZrH/0DIK5g0hYBIxkBDGkLI+jjJh8qQAWGMucG34iPEcUyZkym6/gC9L2okEQMR3ZGQnLugzotH7mkcqEwPUUwHY7IzlAFGPxQ4J7sIpYjI5sOwL0IOs3SQ5ZslWkIfdWiCFCOwkzxEtriPAWExvSu+CuEZiGzHziOypwChkxS8yIOMQVSHX1wJdUPJaBuP+4LJS6xIdiqRpiEyEEodffuCihDFlbgClwAJcxAyB7nHm2MfEAEQ21u3dfsnYmS134uOStM9dOO8XsvN12RIh4JHafw8PFCpPKJIcbTHNWIj5quhjOAelNEokpxKc8KaGjmSwbLO6Iup9psUJKGq8gPA/f9DwCKJqevcKSRBwPHcKblKkvmrTkqhzu2EKZeSFJfqTpfiKevbvvZ8PxoLMaiwgFjgFAn0hMkqlQIdrcgaFUcYlVaJBGahhxVkQRZUFgWFB3hQ0MrSlTUohAYVQcq6wBFcFmhhF3ngrUHIBxvUQW/ZluAaLn4xwheF0RiV0RmlUXxp0XD5FmpRwoEhmNzirnj5LvCSgZZjiSF9ByIl0iMdUhmQgTNol5AZmTEskTzUt5aMxsZTywkJH40MvpH6J9zcnllMKBORxr0kvr1MD9HrNc8TqYiqUmqsUn9UDNtgIwKjR9i8xyYrtQVxRdycStRAkarsHsQMkMZBvkXCPX3/I6COSr72OcmDokZ4zB0zZMh1lC9JFYxGEtTA8EwGoUmmYNRZ8sQvfT1BBb6hET7kGJCrFChkYx434Jv3ILN0dM6k6x5BzR2GqkXXSw96rKE3DZ/IWLt1tFWca0hptAgj6qNh0tJKqz0i0p2UM87z2YiIREyDdJFYcs0rnUpFnKjzAcxSDb44dREt3Q+BSkSHKse1Q8eMGL4zQ75QJQtZxEoVYU6N8rECoShkncZvtUViLZFp5NRPi8h23R4sJaloTTmmuEVOFcfH5KfORA/BabwGwcorHb4hAj2OvJArZbfosAh6xIjbrI/tiD0JoRvYzLCS6rpQnEiRUspSoyiI/7UPmpBVYiUQalWbgUw3FfO4m0ucAcFDXeyI70APXNTXiyVTraSQmngoDhnI2Js9F7m5lSo+mqiQpz29AzE9rBWRTrUo+QLTwEC+QA1WFIkRtTMpgXrKuSlHuISndAC/9pOU9tNP/7vOvNVbvU3AvdW+u4U/6+wpA+ypl6oR+7zbl9oR9dPPwtUei7KmxIpAdWksGKxA2aqsyDoVEURQzMXc0ZItB+3QCnQVzBVR6MItRjDRQbiHbvktHRUuJKzR2aXd2rXd220uJBwXfMBRgbmuguGt7nqXLvgHeXAXeYiDLogDPmgXMIQvT0UOM2MyIjKQgkzY6V23jJrEtvwnaP+lSbnsvMdoV5uLQz38PWrszZG1vTIrU+BMOjJL23O8KEstPZAiW1UF04sKkK1NDF9V2NQjKemRDp+MCnz1vd3j3jy8SKGs1QQBRIfCqMYwJ/61kLiFkE29ofn9S9BDToc6YMhk2EU7DuMx2sQR4H19D06EJ5aSTsWoiXC8yJzDVZQS1M+D4K8pvdSpMzJ0KChTNtTDCPkySLnUVKLUWHWjs4rsXjJTEdgU2NwDyRMWPKdYG2a94DVNGd+EDNtzRbVbKdAzEGglsNRZkX+tSgheVartvJxlSNebCbDMKN30xBi5RCaD4oilkFo02IIisAj+VZQhov+o16wsxlz8tOT/pFpVvcWNBNhFxMU6jtYazsQM60zpaU0/FWACUo0Blq/cYScuteQGuUUiY+I99dT5XczcZBGDrUfI1EpPDTXDSbENMaBE6uRTvsd9ZU3bSxCKvSGsjD1i3MQPvqJMTFPGmAnf5B7pZd9aftortqEUXtdRc1eUCsflG1mQbCnqzNvCfb/q3E711E71VEByxhG65alw7ttzPudyZmd39r92Xj/sjOdyxk6XwufBSqH+/M8ApVxlia0PLdDMJZVTUS3VqizIskBl0dAYBFHRfayBXpXTVRc+kATVPVGCWdEdjN0Wxd2PBumQFumR/gfdzVGAqS4evQcfxYd4UZhOEd50/+kC4x1eeXgvC5AlfW1iNY3e6FAklPIZ6aDaiQNY3mzJBoFX2uPakQof5sTFNda9iILbFOFLpkxTpqlXS2ZUs70gDEkogJVGn74gsNuog3JWDqbWNc7YsO1qA1k09NXZFM63YJ2ldW1O3hwR5nQog+RNrsYQc1Ib9DnkxivHIpWn+QA9CFabiwqorA6+OAbrr9a9gz09s+Vf1fynCW7l0iNTpO0JmEgAls1FeJJsm3XhhUXXj71S/dBlpd3qYr0ivTbtyuZZRzztGtJe5CTbPELadWUouUxEhI3KaN0PX73a33wRHYaKBNlfr5XXuGROzIZTWkzfLR7qZC4RaO1inf/GRIoS4MQB2lckaqquNLK4kOUzau7lS7Bl2/Z1kJPR06s2kPImx+jN5lJTTVFW74R1kBI5t47kU5JyaqUc7Iy0vYW6zdUgQ39EjK+2iKxZAB0oBpx824lb5kVD7aPmUg4ea69VcHyE5F6+1X37bttuY9v+j1/13r5un8kmPoNkNFud4QXZ1WblcBqarxYAZ3Mm58R9vvz0W292P7xF3B/vKSEfQG5WXCCXKwKU5/Y88vxcQOtcQJcyNsOUXMbC0IYmXYM2FdDdXAwdFlQRQS8HUQvc3NJ1ltmSwXWJAy6wFmzhLS74rddlUdkl6TzX8z3n8+UyaX6B3d8tGIEB0pL/bi/bKl4+iOkvFBmSsRzcYVtRHqJWrteREkjVYDEGKaCuNVbInvFIX038yL1LxXDT4+CT1c2vaZyohNfKzkQG/u18y51crlLNhsa9ZlliUtkMB2Sua+YP0dn2JakWDnWKouVzLEZdhdnl3ODoZtTjcGLczLndQz6nZAyXOIij5dcWPj2LxIjhpG17JcOMGE7YRJ9HXt+NOmAyTrI1zXRp382esISYyFaqFNuJonanPshn71aGYma2vt7Uew9ijMYDl9ZSDpyJu2X03s32jttobviplWFuzaMwnQSbxOqlLDVAtdWtXPgVWz7GTu5gPR+3jgzmPu+O/Xav8/a9NFsc/+dIEefieiwzpB5w8I106ejvhI1L/BB4a7Y91ItLKjVVob/18q4hqyygXp87jzdVpEfatdNqijDDYqeo1Mii70gxWrJYT43Lr45iGnb4M1tGyNxiGw7s11P7k+LgcK1hUk+oM7PKNKUzadZ535ShoJdenL9ijapWJqcUb7bburVnHsc+wqJnu13yHq9ndR6scCbAv8Vb7Ixye7bP7RTywko5xtCUyU2XxupcycJcBx0tL+dyhC5QC1RzMh9zMQ/dEXQWik4XajkHE7XBjQ70G130Puf93vf93weVP7euHCR+Jtyu7dr9GYVSdyiZD7l7847qVG9W4Zzv2kxj2l73E//XPb13EFMv61zG4KmmbmFNEezW2qvO7D8m7pgdjkw0YQaREGjdqJ52ZdMOTkyUqOA+n7GNcXHFZoBIJ7BYOoID0+FxdgVPMTwC1SFsOCndFzwVL1pkSFFjQzwTMVZ0lnGjSIEVixksNsljRY8oNZrE43DiRoING8b8YjDdPogQJxJMqFEoyYwKBQrE45PklZgpV046iVTgunRRibaESFTivnQQdxYMO5OhS5s2C6JcscDSghXqKpoMepTsUqsziwosWXMvxoNIT+78GvYh0pVHCW8EmbEhxJgKuw4O2ZThS5RILVumjJYozasiV6K8WZlp0p2TCCoG/FcjRoUJm0r/LjxT5eyamFfatSzQ8+SXk65axqgbIlyvG8fiTCw05OLjP4MaFI7batjisZlHdMqXslyH2i8PvqpYuVWwpFf+jI0WYfmIBtHvTjlVKeLBuzdaZV58+mnur+2Kl5FkmvkXnYCLTfecR3YRB1N71AkFHVNdYXdadZo5ZdNyr/W0GmAEdebdVKuJJJx3+2EHHXT0WbiagWABV4xU/5HYlHL6MSQVYFvJtFtFLbATJDtuVDNkkUG6ISSSSgqZ5JJKHqmkk01SmeSRRApZpJNTZtmklkxGSSU7Xy5ZDZdLnsmllUGGyWU1LSTllU4WxMLKP3fimWeeKtCzRp99FuKnoH/+/1nIn/DQQw88gSY6KD2FIPqopIHCI6ihjA7qp6KGSqqCnp/mWU89jAzCSD6D3MNFPfnUI4moospTT6yz1gOqrbfimquuu/Laq6+/AhussMMSW6yxxyKbbLCyMksrrfi8ymo+005bq7LX/iOPPBPIYcFpZ+VkVHO3uTTdgAaGW5xL8cGH4UEnFeeYdytJVVN/wXHnYXP0dTgVZDTt9V9VOKZ2oFSo9WgcTN11txp91BH27VSgnUjgRzItBdpxLe5WsYa6XVwvwOaOdJF8mLkLlk4HUQbVWVCpNiJg1o3b13ukOTjiPtItyGBE5c5LXkH8bZihjwcGBVTAjdWr7304Tv98n1dq+bMAATLN1XG4SDV4EswYP4hQSWfBJVxgURuHWII8lWeWezcyxN99tMVUt9QAq4dQg65JhF3ZEeLmmbigqTiVjtwFPptH+1x82IgaS03wa2RRuCFYEuJ3YVKHCYeWyx4Ztm5f6ZRImYONUYcw3RTjqLpBRHX804Wjx1j4t7ArR3e4SY+IOn7Y+f70gbnnLmPc68JtvNYZEpgcUnqdi3JJihlvfEufMcdbz4AFPjRLIkK+18RAc91eztcZrJHL+M5sMXXQDz9g6bqZ7VdLuePWVb6gCwUTTPBRhCCNKQaQhsQkA6KpSggcEwKTtCUDTmlNT5ISBReIpiidyYD/V9LgBDv4pDRZMINi4hKcjHOaSVhgFRPglQo8kShDRUpSkloUoQKFqUTRUFKZ+tMaEHWpQyXqUT7coZ88xatWkWpapnJVPfChKmg1K4rYmiIVq2jFK2Ixi1rc4hSdxaxXNbEe94AWtfIxj3ycw1pc/JU8usAKXohCRGazmHlc5BSS2eRDYntYfliTI6PYKHQI89r3XDM/w3kHd1rJzGfqU5W6dO44U0kaZtxWycK072/76Rl8tFKSrjXnaKU7XIbitTKx2Qh9ugnXZ14iElAeRWJtc0i8VgM3qeDNjypzV+fko8f4NIRzBNIO9bqDPnltrTu5dI1heuMi0ZQPQq+c/1vygtkcl90yIzKg2gISIAP2kEaPvcSKH+uVFYg1013ZPMxEKveY+shsMdAsX2sCeSGUMAd1i8QDZBrTH5qoZkHy6VnATlhIh+hFYa+rY+bgdTy2QVIoTCPLb4bJFLJkZ3SHhEuL7te2wrhoQLIBGfJIQxiOwqR12CwN177muOIUTqGIFBl9FgmjHRloPAcrCOgE0qGJhgaVmtlRSVL6x6BGqCjPsSXpmtIgAAblcT4jkEhSYk360IWnAAubSdsnktKFJ21+K5l3RvlQwrmNOrUEl32MUxH4SCyYC8HJSoGJO/DgFKTYuWhRSqeX6dynBXugYAQZaKQDmglKbDoglf82mCUHVnCBWqoGIsQEQQVi9rIbdBIGEXikySYwg1pyQwvqqQ462WlXfFKUpQRVKR4+SlNBvNQOc8gpSMWWUDy84aYmlSgj7ooPkiBVElMlCS4wMYxejNUam+vc50I3utKdrrCi6CwoklFU+bhHGdVIXVDJwwcT4IUFGuRKWlZsmgF6kXnAgjt60Uh1A7kJPy/Ws/PaaywcG2BNWIQjZhZsKjYtzCDJOqID6xVDcpkrwvxqI9mgjqpIW99O/uO/WFZsXrojJ075CBWWOQ+k2llvWCqzYO1Ur3iIZOuIYDc69iitfBZSzSoBtLr/0CZGNAIgIWNSsZ2Kb3cP6yVPS1L/172oCJolhNheEne5PcYuO4SzV4p9HE+xZKYhkOFZfRrjz9FkLm1tA6y6xoYQmqBOpxXzCyt/zBG7zaiidVGOWQ9WL9j5rkNkqR/UuJdeeSIMec0ksPVEBMqUJKw1f4YY3foVukPyb3pGneYdvePJByuadEiz5l5ZaSNy8i2mdZQMZKgC5eUh5X8HHcx7RcS7xwWabTMeydEU7VBUzyfNtOao5HQXup+tFKDozbFYDOmRdYGa1modqrJzabZILi/TfTRyTTs0kV+rEjf7jM+Zgba3IeOhBTNAhAM7y9jDqsmykMWSYR8YJgZKkN0ZjCAG3y3aLkm2sYv9IJgU+CU3/zyiBRr6zWlVyMIXytC3PwziGm6oqR8SEbYMX7iicpup1wJXV8JNYj6W+Coowsq63v0uyUtu8pOjPOXZEnnIRZVdap0DjSM/OR/c6A5vodJnqvtwXtlcHxMBdXWpNk89N3QYgcazkaMrcNIoBh6qNqUqdkNdXCfHzoKdS8S4gSn/krMUUv9OJhYiZzzdnBz5wcaPzCw2ehUD1mzGBnaufLDd8scxKLMYOFJbitQB2J86t11Em+OkcczL12cuT3B3n8h/ZDkxpq/HZtYcGX2yp5riwC+A6ZC6yOT1Yh6rXe7zOaTxYgmivLj5l3APfPGyh+DN5xywATLby1ynr8qwaP/uBOY2MpFSFcusD0Mxdk75pI5iB0lEqAmNM4xoZOU+HgTyNzEciGyy9ePxxpYDquv272kXFJevK927HWOCX2GDZgz3lcNqiDV9HxIHrnNwRZ9ZqwpA4me/1gcq6lGofl7+ZkZFVRVp1IU+lZhtDIT5JVjliYtbvRk5vcdYGF67SEROpcweHdrHzNeGtA59mZdLCd5FAcV0kB3cnJQuAYhtfIFgrUBhOZAbwOALosm60eBlrZsNDkkM4uADySAM5uAO5iAN9uAN+mAR2iAR/iASTske8MREyUALoNbBwVYPRVzDRQoNGQoVFgrCQQrEMUqfvFbDyRbFcUrG5UoccEH/qUwLqqjKcbkKFC3XzKncHNJhHdrhHe6KyMUKrODDPUQLd00Ld8lhyWnLeMWRR4UZBEZG43VZexRYW7kd0qyHfjVa/j3H9eneLEka4FWZ4F1aNL3fWBBG86xIutCIi3EgrQmdhjgY0rUeR0CeKHJMR9QdfZgFHTniWaifz4QITzybRGHS5GyVA97Mi53g+FRdqNHZQoSMKvZX0Axf8uhNMJ5ECBZe5oBLZ8yd+AXe0TEGKumPQnxNZtjRsvlGXKmHJyHb/YngzVBOjXwPUiWU0pAiy1TVKiUN1k2OKSJVjR0YBP5d4MULP0Gf+KCfV/wLIpmiQ+ETh9xeUVDP/cBH/8z4jkiZ0H/ETIjUmHqg14q9SP48CC1OW1P0x5q11VIJGD0ND3nQjMm83u2pTsEwoDgdVeQ5X/JRjMR8WEre5OJcTFBZ3/d4YotRHSKtnfewjS+y3kjlDs0cRfuQC+oUI9gAY+sURIW8lOmYVZS9jfAM5NhV4O0p4vfAhe44JTPeEyMFknyVYwKG22XtG2PN27nFpQVZ1l2GEF3qpWJF1l56kF66CWTNQGlZmEjIQAqtkGohnG/N0KWE4Q3ZFmuB4Q4FEWNyCqBkyg2ZIa6ISszF3LS8IRhBSxziYWma5mmiJsnFYaxg16o00XahkczRYRtxi7c0ZMyc013pTtp0SP+ppY5cRYyKrM+B5VKDzVV9HVhGWuM0UpT0lNNKrk2bgZ3dwM/BBKWPKchvOOcyBZJLJJr6zF3ORJ8o0Z1LfmLTwNlSbpWtVaU8bcWZIYZZps8qEVVN4ZXR3QVgRR8eQZO6yEiBocj+YM+wkU367N7jGKMcccQ7LiP4eIyBzAV7teXPPA4fUZ3X6OdE9V95iN3gQdhIjshf4drE6FHzLAhQsKKCLqQwthV83KKD+cWsJZRK/iJQXtVCWZr5RGhZFBnWpJJDiKcJiaQ6bFmPaEwkMuT3pY1B/IRD/hqIxoVxJN9fVN/eaV/6WGda+tL+rKjqCdJ6AOeUyYaxEdiCME7/es7oMSkpUMVMclKGPupjUJjkhFjI7cRSUTDM09kF/y2nP9nZ8TRGc7bYb9wPkGETRoaesAUVXuAFTRQo+xHGy5SPhSUfSs2jNRoVyFCHOsyoY1xBkepjlzqfCW4NS+4alqIqe7ZkqrIqnMJOaaEEfxBqFCrmFNrqGFamw23hbU2ca11cw+HQDM0WPWzmrTTRZ5KKcakKq7wKaabms0JrtErrsehhy4WRtJQRq8zmtnRLoNLnmwKqCXFNqRlg8CjpMJKS/nVONXbjp9aPp/bLt1VICpaYLk4n7LWMd17bn+Yei/Gk4wSZXcifQ+wMVlRp5lxfLO3HZSxOH73E+LRH/zHRGHAWT45JBE24i+yNx6SGhjotUqpBRD91TAXyXHs2DeNJ2uak3cIUqD/CF2bAmiWZav0AaCg144ckzEQY3ovAp/wM21UCEtwIE/GkpKLqZ5RWY3o4pHyeUz1l00b+0VZ+aMSaTlCVrAN2qo11j8Nq1c0u6CoF6TRKToX2Xsd4lIUUmjGuDJrlHHPcYlhCYtAikoIyoK+BE1NpRdgdBkqaWFdWaB2FD5LpIos1CEHJRu/5kwQ6rCYh3/ydFaLux0Lpi9eczNsUyIvChkp4n+FCbEF1DNuO5In6V/w4SOgomu/ITjXORVb+1ViMzTi2lfcAh0vRHey8HcTQjtldyP/oPoaGlpR6HK06kIXgkUVDCJzxVtj0DYWWJSVZCNx8WNPPiARZFBV9HW+4jQby4gSQRm/xrsj1ai/2Ku9LXO/zLsgpRYxXoARiSuFt+VBvNYrDXeYPZeEUwhAX4m/8ZuagFKutdOapUIsfhtEAO+u0GvABIzACV+vHiRG0cBd3ncM9nAM+zKYbkVfrxEwqCu2n6t/qUY8KTs4lLdQpXaeYjiLzQl9zlqxZmYZb9hEG4457Aezk0tradBQgCd8JYxWsFcXYaWNX1eSKPh3Yzih/YE7v7RVvQIb0kOSthZmuPeVKmlST3Rc4OiBWlY7rhlLHiGjWUWPOaKNc5Yt5jDH/olaSixGE8cUutqmP4p5irN6FSsAxT7QIzDog0UrjnnKwCzMZPZqeVuXGi3rM042dwpZgCbblP82e5Xzw3yjjLpEIqgYgZjhteXwN2oWZJUEe/njHq5Xt8WnZehVaQ0YviEJEVTgkAjYacdbNWKnq/kki2qznYkAuIDFOPqKXX3WyX+BX8LRpNX5UU1qO34LUROhF5h2u7OUcdeTfu6IPzYjkWDFxopZFVrndQnzGvBDsCBbSg/ERegoNbj7UmZ4TNhWTcTri440yfOZXkpIM1hmEO1lEMUxPg4mLpEViFGNHLvdINf</text:p>
      <text:p text:style-name="Standard">6X3P6IYRKmpDUEjrRAidDzPdMShC40cwiT/+a+cEaoAwrVycFV4W7laqOEocTx6m5dNLAu5rASa68cq6kkURO5octVawKzdEu79B1WqzzgA2u63Bhl6yCqpnh1y8X2j15ohZ0uL+98WQhrMpgSxVG3H4liVC0h01V42h6pBy5Vc0kYX3HSV4tklZ/uY0QfILO9U9jhnt5iWtDOGSA/JCCj7FwRGpiG2fKBzUQJB/WADiEZ3oIED2Bt6W1eE3LQTxt/h6cuT6CyU1mIVM1+o1TzI6cZqJLGE9RozZNGGZmNRICs3ahpM9tAs5saWeTssp12px334ovBNYJYI80QJZOh0yZdxocZCBazSEZBoHAe2wC6S4T0M/j86f8kuwdb+Q7aRqdtYFTgbPJan15A9sUiB8WheaWE+a1QTORDka3CdOpSfN2b8Q5t+AaYDlxXuirbTYdsx9PL6Ou1SZXPRPS3PqJd0TbHfNIGCyV/sSelSeS5IGfDWHIi4UtwVB8Fdi4h7VUvlSJ8PUY9VQ7TjsvuAGemmsafOg75NR8Kp6R/7tLp8bLw1Kt2h9tb+DWQkndOJo17dqxEzAbvIPbhRBUlscdJuEY6tIA6JDfe4YbxVNSZfXjezkhLXPVdcAaI4VMxsK9quZDCMWYYvlZH41ZsETnF2db7TuZkUoqg9C+oiMogxBwgCrBKh5wXvfSWc3mXR9cCf9wYrQr/IHomTn9XzU3AzVFdRnjYV6JeRN/ZSxIniwikJP9n7Em13n0I0RgU79nNNJ6gOMPPPPbYT4bpm/e5dKu1itntdiNFwRK4H0uxR0mb1AiQz6ij71nuPfJU6S06F5NlN3pYqpmZOjl2i1yMfVziXYwOIqZIwgzxcDssI1HibuPnB/P0NAEdlMZdfoOISabfeXjfB19yzYQgf7geey6q/20G4EFl2tawekDopwpbjQJ69hAbJPeXsEna+XYHf4HH0bw5DTO1cfzLTlRyIJtieCdFXG2gpurojy7q5ya7TGQPh5H1hyrto/v5F5feXWg2Dp8xUDKzLY97MYW3q1qeVj6o/z3y0bnuh9/tT8/s2LvraylZlOthulKbWao11B9VstyNoz82KF3l68jWDRMTGmeYHbpnbHCPVTTFhtJeHp4tc5DFCGqjK4upUl6UJy+F2ygR3ZsZDZTp2qUPRVQUgwEKrMfg2FgR9E40JCeCG6KrBK3qymptNBHR761i5rA6XKXoqp8YuUiP9BGNyiDEZj4gF3IxcAF7edzL/dwnywLvoQOTEWxWy7a+UXkRI7RP/cryF7MpPCyrsibXNqpN+Ou49X+TlbGB0sHEMOzSh9SdT+mCDzsWHYpZ9ro6xFIUiEkeKoYdRlDqLFNx9cYL2SxHVThRpW5gN78c2jfn8nHe3f+s34e5Zojr8AxAXbquvTvONN+3JaJBJeOPrrgmTtg2t/67TuoMs4tJInUmlmgj/cdoB+CelxScC95wZpmHJpnlyM19g3KFUdp9H87e5lwqvnjFmzfbgm4Eepnlsg9ZxTXiEGxjzOM8eX6nAT9ApEv3BY8zPAInHZyUrphAhwSdXRFYLOFAPMUaUsQziSAedekuZqwocN9HggQtNjyJZ2XLiwwLvvRo0WWxjQltOtSJ8mHMSRrTLUz48adNjD0JHmVoNGNThiAXNkQ4E6fDhUE3CvxI82UxiCzBGuT5RWpHrRYFrjSY7uPLpwhTDrUYMd0+h1s1Xl1oMuTEiU2zWqT/mrYv0q5Aua5FK7YrXKx1OR7EyjepUsJS54JNijUq181Z7T59+TnyVLgqwWY0XNMxUaAJGR9cidlhw0m3McpO/XY25o482zL2mloy252j3YKsfRPmbZCKt8IMevTobIYdTRZTZ2HVhH/fwYcPr4IevULlC8Ezr/48vTXu4ac/L798eXjv39c3v7/+fPNr7oMPv0IGpEcF8RAMrx58zmEknwfvkaSeBbmYcEJ56sFQw3oS7NDDD0EMUcQRSSzRxBNRTFHFFVls0cUXYURxww0nxMdCG+/B554Hz8nnHA5jDPKfLrqYQA4LrsJDpouYbEhJmw5KrjiBnmzSyiqZZDIh/7ck61KnL3USCq4ndVJyoX2wzKpKKKGECqQspYoyq4W6dOsqMLFKzqrQHNqHziyVpBKPFlAqzs81l5QKTTwP1dOhQO0K9LEp/XzTNksdrStPm1qIrtEWMMMSJNrK1InPNUna9M0plQtKUFKtgmtLJy3FlFRJI1W1VUwp/bLKWWMtTthAlZQ0yTdxYrLTR6eykiSh5ITM1WPrIhNZX4mVSdBHD1p01JdCI3NKyf40yk5fqcSWTnWTO9PVYW/l9tl0xYWy222RbXJXSXcF8067cv1yEm/BRJTNK51swbFr1y1TX0SFAnjLFmRoYcs50W32TWylGsnaUhGq1FZxrbTX3P9Qo+TW5EzDzLOFiOQMrGVmBUY13IxTBtnUnRdOFVVeAR1141rPrDfLhk3T9GNe4QptpIWX9nJXYB1WtNqH9w2a16p6HtNRVA39GEuj8ASaVGhVTjtWesnWFE2El3Y1XW6r+nnaUutsO1J9lZYpznzN1VPiWj8Wk89+r3Va2Ll/tlahdCyIhZURyRPQ8gLhae9yAQn0D8A1CAwQP/cCVG8///SD78ARJxykx0EcrDCfeiS0McPbNxRS9915793334EPXnjdcS9eQxxthFB5IIc3UR55JuBFFMm++uo4tQLjibC1rE/HoO/Dot43zcBa+847pR0IMz8hkugrxuCPCa3/7eXPbKyYFJPVMbJiPf/unsB3kmLADDWb6Z765tc+p2XmbgtBiQPLZz308S8tZSHX/973uAo+0DP181/77la9KVGQMXJzSQn/JzcGdu+AV+GfC1lSwPBhT38QzOD9uEe9mJDFIBPc4aDE0jG0WM869EPfcbyCGrqsjYb2OwhfhpPD46BwfitkFQzncgW7iDAiW6zfzBJTvp5kUWROZAwHcaib4RDGVZsR01UqJSYO3mklXyLiD4P4shh+MIJfZOEXF4jATiVRYG0sDgjRSJsMLkx7U4yhHrmIRzGKMDOModiy9PcQoIhQiEwsDgyFQ5j7SdCQmWxgy0DZx0hW0n2k/4okF7UYRsXYkHwqrKMjDekSlHxFjh604hnxpxmVWNBUYtKkJxXDk0mgEHvKDGEwOehIClZwYanU3kKEE7/0wUV7RCSmCk24QxkC8JMIlKYk6zhBC64FfcZMJwhhqMsf7rIgEqmgKOTgHRFVjj/t8Y/o3ONP9Ay0PO/JXOpO18/RLfQ+oWvP6kS0oB7lw0ERWpCFLjqj2zWPox316EdBGlKRpkijGMLoRZHHIx8xb6QJkkcXWOEOObhDpquQgxzGYdOZ0pSmq3CHT3XKi5nO1KYy/alRj7rTmy71pj69KS+KSlOiHhWoPEXqVeUgVJ7idKs9faocdLrUsDp1qTU1av9Ys0rUpeZUrUzV6k6xOg64blWrVh3qT5mK07COg6dV9epc+XrUmn51q2S1qlR92lew/rWuQ5WrVAMr2MMiVqZllapXrVrVoMIVrpvN7E3l6lSZBlasdtUsaBPL2cZKdag6pexN7YrVmgb2tFMN62R7ilemslW3Ux0saC2bVp3mtLI4natTXUtV0xJWpm8162M9y1mgwvavet1pYm+b2LMCN7WiXex1u9rV6aa1t3Ilb3KHWlezjvWy3/UsYlHLXcF+t7eC7W5hcate007WtkZtLXWHO1zWGveyZ6VqWdu6XaVelaaP5SlpGazW3wpVuwRWsGX9690MA7e4ZCWrXkf/29212hStxD3sXJu7WPg29cSrVTF+WZxh++pWv6KNLX9PrFsTj/e7bf2qg/8LXOsKWas8pm5uNRtev941rLxYr3Kxe+QJdxa2YB3xUEub2r6Gl64ovmxyJVva9YqZvx82sVSLvNauzpWzxX0xllU8ZBc7eb717WyLlTpc8GoZvZBd81hBC1m/+veqt+XydrX7XiQrF7X2JWxe9Rki8ix0c/2kB0DxA1ACcQ50DM1PQtfDH8tBNEQTatAg8oHq2eWoQrYrKUtbGmtZz5rWtbb1P4yHO3xgaNU6yseOHvTrW3/npdGr8oCFimVCK/uuzXZ2ZVNM3rQeu9nLpra1oc1U//8yG83UlvayjZrsbGf7reKudpWdze1rp1fbxXX3uvMKbnW/1dvjXve2t31udC/b3PZGsFLVvW91Yzvd+YYzvOWd4oTf+9nHfne0/91sevs32QhvuJutjeD2Ypvgd304wzOebzezW9/2JnS29e3sipvc4vgO+MK5Xdx+p3zhH4/4u9Pt7XMPmOcaZ/i+6T1zeccb3R73OcWLLu9y75zpNZ/2yI+ucXovuOFwHjrLDc5vpkc94DkvuM6rjXKIJzzkB7d5xQVOc29PPOplZ+3HFU5ttFdd5GmXeNpdrnWrY3nu/s771pHa9HQLPa9777jgEc9yhqMd54CXNt3NXvSBT/9+6JPb50Dpk57/XO6fAg01QVN30M1TmtICJTWIWucgiuZoQRLC6KuHHXvZz572tY/oq09qO3wEe6Kwtr3w4iCPOPAh+BkK/vGFL3ziKz8OXQi+8186/OMvH/nVT37zkV8P5y8f+tt/vvW9z3zhd8H45Gc+9ZPffesfH/rTZ//7NYT86F+f/u2nf/HTb/zrm1/6978/+vtv/QAQAOuv+fQP/9bv+vjA/sAvAcOPAdPP+g5Q/SKQACWw/jIEAhHQ/6aPAp3vAPfv+9AP+kAQ/r7P/xjQApWv/QiQ/+KP/krw+n5vBmmwBm3wBnEwB3VwB3mwB1dEBTwhEhAK9M4jEjT/h6A8T3P8A3X0Yz6E0J+eEPRO70PigAtgR9V+rR4qBKVyDUN88AvBMAxprwtv56Jy5AwhpEd8TwxVRB744HncUPnisAvekA5fqg7jMEOI7w3v8KWehw8BsQ/t8A35MA7lMEOSbw/7EBEN8Q/h0BAZ0RHfUA+Hzw27YA4D0RAvkRDjsBD/0Pw6cRPpsBLt0BDxcPkksRQZ0Q5ZkRP9sA8dcRAfsRE1sQ4VMRBZsRNj8Q2DjxMJcRQx0RJXUQ/7cBKD8RVV8RMjMRhtEQ4XEBUr8RlhsRiDcfsOcRYFkRArsRO3UUOycQ6JcRBBURodMRt7ERnrcBULkRMvkRoHkQ3h/zEe5XEe6bEe7fEe8RE8lhEb+bEfg+8R/xEOAzIgZ5Eg+TEg+YBE+EASGAHVGvIeuEBCJGELLyTX8vEiMTIjiS3XJqQfasQMf4331lAjxSP/AJL/CFD/nqf5xC8AF7D4wm8CXRIgPTH+NtH9iM/7oA8OXZAlx28l42/59I8EC3AFM/Afy28Dn6f8jlL8jBEClzL5jG8EjccAxc/8sDIDtVL8gNL9rnL4iPKlZDIRow/93HAbN3AnUVL6qI8PdzInt/L5phL7/nAbWZD9hhIB+XAgz3IP+08lbXIlsTIos08gzfIF5VIsufL8+o8X/XL8EnMCh5IkKbMyLfMyMTMzNf9zMzvK1ChK1WqHdi6KDDmzNE2z1sgQo5CnHnjvQUbSMkeRF81vHSXxEReQGN2yEIGxJk2xEVkRLDMQLv2QFwXRGSUROD/RGLVxAXlyDvvSGe0wHJHyLI2TNsdxJX/xedTPF89yE41TGflRN6PSG6cz+RrxNi2RNhWTLNczPXXRGpPzBE9RQ4yxObVzDtmSPf+xPmkzA7WTGGszDy2xLsGxOF/RNxExNhtxGbNTQ7wTFIuxEvcTOv2TJ1exOr1xF51x+E6zQz30Q0E0REU0HomkRIlE+4hkAU10RcmvRFGUDl2URU90RmmURVU0RhNyRORBpSCkQljvRmBvRIV0SFv/hAxpZHZ8Ldju4UdMcyDdEv88sCm1MzETEyjNrym7D3fOkS8LcSqpE3d08h+nU/7mLyq11Bu3z/7mjxgREivxUg7nTzbxrz4jsA8TM033U/rc1C+Z8/nolBIVky/vlBER0SqjsvrCEiyRTxtdsB19sgun7xG1Tw75z1EDFTv7bwVF8PkUkCVfUhsZMyerNEOxDxUV0/6CM1IxpFHJkkrh8HYg9ErnLyCPsi19kiBj1RL/kShlcyil0gX9801PUPu0tCf7UgAvsVb/EkJ3lfqMFf/OlBJB9VWz0jzbz1HbUTAvECbnsiVvEhqF0TlfUlfv8ASFFT1jU09B8Duhb1y7/5UR6xAt27FQbxIxy9I8HVRU0888NzAam88VibFbL5H9jBMCt9P79nAnGZEutZUn87QvSxEV2/VLxw9WB3X+qlUng/VTo5E6w7ViVxURjZFWG3VdhRNRo1UxvbRT9xJhS9UrqXNUd1UqM7QUHbUQJfRUfVUEL3VS4RQGZZUu9a/8nrJAFbVOifUFD5X7iBNP/RB3Ypb+VJYs21VBMTYG1TX9FBE7IfZNk3UWmZJULdVBhzZoHTRrzTZrw7YqD7RY4/X8ypUP6kFu55YP5JZP5zZv73b47hZD5NZv9TBv9ZY+t1Fv83ZD/tYxvXM4KxERce11doR2bKTVTqoin4dIMf83c0skNW1E91iTNZf0QfDBNMP1a+NVOSV0OXP2OUlxGJ9zGcfxX7FzYqv2VW0zPZs1XPVQLXnSMblWOWlyFHeyY5+UcL1zLzcUPduSPImTOGGxG/3QX+/TZ7/2PyPUedGUE+2SO/eyefHzdnGnaO8zGA21QB1xK603W7tzRqzXFWPWeUtRO5dzKQfWfdMVYnFWEw3yFtPUdfkRaumzXKtXE/HXUM+0cb/XE5VTfZPRfgH0EeP3GTnVPYFxPA+UWtMRQ4/xgpkTgltXUimUGzlxK3/REyMYOnWRU5tRTFuyefOUOx3xYV8xENFT++Z0QseXD2v1d/00Did4hIESXeH/VUCbMRXHjwDLNGJJ0S8RtkAVMSAt9RQ7Vvt8cTb301KRT0GzOBM3dDyl1TyHmHUL8i0VNn5tN3cjET3jc3E3uHd/ljpzsX1vF4XhuD5lV1YhOGXddThBcUIDlmvlNypN14zdWDdXuFy5knYf2DbBshwltlCf04ObUXltM1Ed9jEDmRxDOH1lkyy7l1r90xOpGH/bU30DGU51eBYjFoLFM5MztR2FkhYhFChpuR9tmSB5syCRN0NtOYiJsv8GVhnzIR78IBAaIRDOIZnPwXV6ZKKCTXOhOZpRD/dMSkcmJCRF0jR3klR9uDm3VH0pMVs/1YL5MmR9uF4n1S7R0kHJ/5b+0JNMeZhPOXVh21EnkZc7zdUVWRIE0ZUgz/En31Zxl9coa7YXuxGAY/cnj3hX1/VS7W8wndVfuc9hbbdY9U83AXMou7dwV3VLk7crndaQgbmht/Fty9cOWVh2E9MYgxVfMRU8Z5l+X1p795hLx/N471NVZXV4j9VUZ3VrI7NTzfMx8U+Qe7p8ixqYYXKk21ltATlWVXIgFVYgWTBouQ8ErdFWM1mc5feKxfSXEbkurxoyZ9GE15as+/h7o5alMZY+t/mlOVUvKdB7pfGPT5CXaxKpN1RWiTNByRT+EpEFi7GCyRcyhbOU95UUz9ZUY3M2E9hJT3pknxZfA7Cbw//WqVV6MOcSk081a/XUY61xZbtzkVF6F8kUUIP5Jus3U0G7A2EVq4eWQAkYqJHXKqVUT+fZh93yVwEYMIW1Fs35dp/1Ul/6BbX3XkEWhGGyKwUSX43UT+UTZKeSBIF1RuQvOtnZMF1wrKlTOLXUVpn2aJPWeDj5UqE1gCf2Pvl3+gaBmAPBD5SZEZK5Ielb1c5BmvE7v78jNW/kc3ePR1+zMiNZMZevhsn1KSs0YfnSsbHSE2W4N4t6VT+5ZncZE5GzTA/0kXuaQNOaZ3eX/dxXgm2XktO0r9X6n1WakRUxmCt0PUWWiMEzFDGZfwk1k63VTNE7QctRf7d2xS17fLv/8XTJlXbvuSwN8sUzeLXlMJU1mhs/dmaXPDpBsbQNunQRMZTrlFIZ1Xcdek7tVGI7dsotFL21Wx3FlVyn0T99tRxH+aYDmM1jWIFVOZatNxWDU1xlt8KR0cxXUbGJekPCMlAnmXFhWrZ10aIzVM71+Ul/sRe7zzALWkB1nMR1m3ANkS7jGpajcbU1dkEFWJZ7OMwTFoi917zPN/xguNKt94shVB1Ze1dvWKyN0ypVOHvtUhMTtCbjtxRRvJVnuI+5uIvbs6vz1UrP1FiBuJ7t+j2p1dEB1CBj8cWt1FkzOk6nEb0DcWE/MT9NeT1nUxZR2gWTNywn2S7D0VTHVXYT/xReY/WTpdGxcxKCcxgtO9mQ2bNgCxkYJ5gt0xqjqfWU0TEWiR2Q7XPVDzXfc9qxz7srRzgfirkR4uEckDkQBgGZlxmZfaQhgy0f9LvjidRId+0jV015mLQ0YX1rx7a5xzVDo/o5TbWkV1qzZxUWXx6RlRwsn3KdozKDd/hCrbTK3z0cgzhqj7bO8bXD8ZBmbRa1FfxANx3Hr3xKMZa1uS+L15ey3ZKfd9qbUZGJmbq5t7OHcXxgUXJKffFlnVzNS7lKffxtdVxA6dJ5fxFMpbaLcZ5ry9PuFbSDm3xYz3dA01JABbPGoZbF85VWQ7Dq4X5cu/5Y4XO5Cdwkczuzlf81V6E2Kc+YK4nzg8mbfYP7BR9UgVdblGEQkcU0vNM94KeXurP4n624VVU3fsP3xjk78A2yxA9dQLG4iH0T5o91RurzLqPXpa2xfEHVJ+sySs2etbO1UJm8OZW3G736adP7+I0+aFudZmPbSxk/S0vq9KUeOUM7+VVy93PVFXn90aG2TUvfZ7EX55FzZcN2N3uT8Uf7/G4WUbtTX7t0RrIfIOTJizOwYD2BfATK49PlIMEucRLKaziQD8E4XQQeTIiR4EKKBBNyVHhwYUeNICdahFjRI8uEBykedJhxYBeJFiumTAjR4sqIQAt65OlTYcGJJWWSXHrRZ9CTMxEiFaj/dCZFowqd5iQYVeLQmvLq3VRpU+A/P/HOqV2rdlCgfPnOwYXLaBCjfP/y6t3Lt6/fv4ADCx5MuLDhw4gTK17MuLHjx5AjQ45KuZ5lfPXuYYZ7Ly7cepJDi35sUiJLqzAp3gw5USNVoh4nRgybEWjGkrFnh1049WFEikV3ExV4UfZIhjENGi3ZWitGmFmFSlTutSbD40BNbwzK26tP61yPrlY42+n48FRd3y7Nm6rDqSJ3I/y90fhQlbFdR5XKUurU3WIVNd1WDMUmoFHcFdcebQ8tJV9V5FH1lGkAyiYVT7P5ZtSBSmXkFW2vxaZaeQjKN19F3bXWYFPNmVRWcK4p/7TeRmAxl9NY8bl2I3k88caSdcSNpR9x7snIHG+sodjefq0lJZJuH83XU5TMgaVekANi1F1TF+3Umk3JDfdVcFcVFF9U4dnIX1EYvWemhHAiaWFNIaVUU30eCjfVVcVpeFR2QnLZE3cvyZhekCj2yB5PTAZ642/QiSXVdhxNlydlQP4Y5Hsu6RRTSdBJFdSUq1WaX3u/IVSTkF/aFNJQUH5Zqn0Yxtikf08eyONTvV3H25E+OiSSkHfaFGpuhv4nZE5Bjqpbf/6d1iKOScbnZ5EPfjdss7uNSRyzXz5p4ZZH4feSasa6uKFuOcJnIbgX6uZbraqiB6SMwwrrUZv4Tf9X5Y6g+ohVu0RyVyVWpamW3GvJsiZWeLV16yJogcTTSCDnYKzxXXLJ5Vlng+A12sgkl2zyySinrPLKo1U408v1YGZZPvXMFRdoLOcc2ZckgpUfuNndyh1yhlLoHXBlgTkpwhFH3BSOCxY4X4/ftbSjqEWSCuimvwpFloomgvXTf66xRu3UdEbH8FRJmbhvhR99qKXSCE4ppbwrUfhReIwq2WndNHm3N5z85ukrSAwtfTCwS83KMHffDm5vUVY1y+ygZDv1EZqmcTXWbapZWlx99ZVtnJwzNllmhMn99qqrOh1lnqkooimnpNERraNOX7E2b3qNumkc5qxC6zK6pHv/PRKp/skZtET6nigi3r1ZGSVT0ka+tNTJYwjd9xEvbeF7EZdkfopIfz5dlwMWLVxHz</text:p>
      <text:p text:style-name="Standard">uWNOpMPVcm5kREiuGNuqTeIVUzlIVGKgnOfgvSHJthyW4iIZrcJPS0qZxvPt5TikljV51WXKw60ajMoReEHawqizadk1Ce4oW5zKLSdxED1HPxZrTT1W9B73IQ5l+CJOUlhTp90lafRMQxNhUqNt5g0kt3dRyZp61Lp0POrERUpOMlLUoU8x6lk5UiHKzFdqH6UJieKJSZU+xKmyOcRHK6wQ1lc0oK+Zha0sOWNdrFLPkLmmbvo7I54zKMe98jHPg6GMgCKWVjwoZmazcVj//fwoyL9AkEf0ug9fZMQvOhlO9slDlG62s16lPK9r2nwab5jyrtaZZ7ZXMWMwFvjj6z1Qg9lR0viQiFZWPKQ/WkLfhNajokCNMsIsaiT2kmR57B2yRkqh04ZDBaAWHU06bgLJ11iEZxomECrjNBtmssTulj0OR3qT5WlA5XxjKfMDwHrgT7qXNa6Jkl1FYtHoTOiwOIjtUjKCV/5WQ2rrHItAJ5obFlkU5lSJyXc+Mtqs1lYq+TjP1/VElYrCdzXaFk0WJYqQz6CkjWPCUZUFXNOZqITMju1Ij35k0ydzFPs4Eek6LVQXIgblewWCkIJZo1ZwOII0kw60Bsu6FKavP9gEccHu9o4lDYCApKNYngdZCnpKssikihPtKefsYd3E0xPSn2aI6MGrVtQ02f+upJOo1xFc1Id2PV61MKvti1pZYrhRFFKtqBczqBkuSStatkeO10oTnczIPZC9SZ+6VJ9Bbuk1HwWSxVdskE6VSir0vlKaYFuadosIzuxEqtuEciUCPMVuKA6nXWJsnwUpMhZ0qKxjGUsjnXJByM6A5dBJHKRuM2tbnfLWz4CsjKXuUfMOtMZueCst3zMHRv7kzhCHWlEMFKp2KRFWFp6T3tJCw+kFvWSr4TJed8poHwsxcIPcVIoOKqRYKUXol0lapdrlGJmQSTGkVoNaoC1bgX/VdWSeoXNNNBb67MYp10+bUuBZ03RCy3lHJNYz0nrlF5OOCQ8U8oPl3E1a3k4Wbi3lYmsUlMO3+RDPhNOiUkXNF3TRlLFUKrTXPZTIO62Z8oAqrSIafTos9QT4Kwmy1ivJGBTt9JenapVu3q6KHsP1Ssf48tWGjzfejo54u92T8MxKhayyIfX47SovSdxJ/76BigAtitSVM2b6zy50uniJmy2U292U6jVqz4NYaCkaqDexEsWnxZStunaieP1KHgKp1glZmKClGYpwZpXWCY9FC6VlpTYPFKEFoJYAPljoOdRD4rKaWmov+u4jBKZSUWa131okiZZ0nOZWAOdPdGa/xNIkiUogFwemiN30X1O8UbACut4/WTMx7oSiSixkTZF/UWv1Yl+mD6piPAUWqr8Ix6BaMQb1+IZj3XsHnZErrjHTe5ym7svvw2LZWIWXELaLB+3PXfOvGjAFC8M1Cxcjp0auT7HbjiU4wFOqiQHNhdDi1PDedOgXMm2ONGnRKwU1JYC2nCktqhLK91TrVMSThM+V24N75uiulKoVJvVmMgKtMRmt7YocQltybQs4WAkKuh8ONSwDiMJ1xVMdbWPPUrxmlpr53NNhRlGbAWbLG91sHW2UFVRnOutexNU/+zHqI4yrHjkdaKzFuqkYGvkU8388CUyeXjl6pfvxgLEAf+BZaA6fRKE4MS9Kd4qX4byJt3Bdp6m1TvJMCQLL4HKZn1yebzdGXSzcR6nKjmLZ0gai2YJdOtcKcjtRyJacgJk4XxW8Ynfsg1sTO0lyaetJ3cCz1Aln0CGu6QoyHPvD+c5cPmNhF9oFnjz5nZeVZU2yfTSpa9QZOnT5XhcayeSdbCucyoJvYZuT+VOkT63rhaMcONST0J9KeYQi6r0eHZ9uAzM2bBVVD0t/tCiWj7iJDGcJBQN2mTjllGsrA703dyVefS1WtdqzC0d4xk2EzLnIG8GeIAImIAok26W0Q/tVjO0dQ6dcVwKaDKaBXU80hwqV3stNGObxVDfQW3FwSz/4KJ3bpIr9FcnGPRkdkJ5XQcseFKCn8NUzOQnLmgoLwc1XoZXpJQec3Ny+CNRA4UereYzLqJ1qaFsGFiDbPRBKHdo/hU+lCMwZMV3/iRn/9FcFPJy/EIpK0J+DPITdzVmpQJdUtVDenImQDglSVV8BxM/S1Ep0NJQnoVkxdNj1ERAClcd9kQjF8hSR7EdbGglrBQw+cM1uSdUDpZ56SIiLCYtbmJr7GNWi1JAq3JVFDUkOhFRpiYnr5Y8PggvNmWHKgYvHwg7CmI97XJezzZmh8ZXZjNTKZFW1IJ6+zI2DqI/sJJgQ1ZBilJrrBMhkcVndnZQEUNmsYRW+ecgMoiB//yTaBcWUuqXNuuCemglSScBKDZEHVrXJ8tihmZiGzEIS6ZkSV5DE7YWN1DSXAwCN8yCcXRTaCSHZkQTSbGCNJfkJc1mN6b2cLNCLUTmhOnjMg/Cg9vSiiL1FMSCIh1kNgFzYArZYkhzTZpXIuhBc8vVRmmxbWrRbXFxD3JxFyJTgSRZkiZ5kntBkJahbuw2M/gAb55BgSgpGcqCRSaXFamygVODcVWzY4lFf3uiSQ5GNX5VQvVkQK/Ec+2VYC1BLEslakDzd0lWY5xYOiq2jafTajFEKUFHNjUXeuujV/ohQVlnJQg3gkp0Is3mfgDmXgEEU1tWIhO5O5UDN4XSQf9rhYMamCM1NnQfdFXl8of5x1eZBlf3s1+bxnTrNT6nt3251ykMppWo4iGzuF1SI0264XgHeUWfM1M+NIt7hhqaJDoOkh9PN0KsBx2xWFo9ZHp82WD9wXEmhHv9Ml3iRYSBQksiBUM40ZW8hIFLFWDQiI95FWTRRCYZN5tEopqdeJlZEToK6YmghYINqVh2U2izNyQ9lHB8wkzjgkynkyjZ006QhWuNg3i4c4IWR2jfxI4bRlb7eE+Ko1zt9I6lBT2ItTwGwmvsR4JYuZRnBmZzKIZRY391goKis0XX1yq5cTnDyC1fdTV+Q6BS5U2pOHFnBzENE5mZNiy3KEBdI3//nVVXhXlvfUUwciU8aOQgHFRJwnFtgeAHrfV/dRFbAwhuM5mjOrqjvcWAKzkzwxWBnMGjO9Nj8sKLq7OO5cgw+tlXIBZ/8OVz/TVtZXWUrKE3EIRzjkeFQvdd7ChyA4VdagI4LUIp2NWZp3iGmjhCt1hfwglVQLhjjRIfzFQ8p1IdT0haDpdXmdOByhc2+aFQ26EkidWF5NKh9QlddoWUSAVovneRK1SlkINMO5Uub8ibMsRm2ceGo7If97lK5SImyuOk2rN4zjSe8idOgoNCfGWEkUojOhJPxTeqsGQfTUk+laJ8Tcee/FU3/XYktrFpFhYjltk1y7Nz/+k5p7JN/7JCZTtXYocibCOWKOV5OIw4JdzEnC4CJP6JjVunN1OaZV4oO7EpUw6Ugpr0ljkZd7BzUP/yIP9DNpqSLXNGRlxTn9yyc7JXSuGSjboDZN6DqkT2PbnUkAyJOiUIX/MyngB5L6pGac6jIgaLk9pyPDYXomr0ai2VOsGEhr85mpSFnUH2NfpSK57al1eKrOjCoHj6H4B2YPwakSArHoQlkKD3i5C3WtrGkR5Zo+AWMkQatEI7tCrDgPKAGUgrXC/5bjJJtIcBj5LydM6WQFpnRkx1hFEZRCQrUhSqhn42giGVlguzYbFjl1BSi2BlNpAzJGR3bFSkRv6jJWT3We/ij/9awTMF0pYEdS1LUYUvFISo6JzPAxKVSjWZCZaCF2qxBx8Ddmhm5IEB11Hh14rew3Wv0yrEWSIE12/LFq78kaUb+2gSU65041nugjQ/CIPDg0GsO7qjhzkuR4jb9VTwCqgGhJ2BR3LR4l7hA0nrirA415Yhel0xxqaUCjGDSm0UGSGDqYHXx3vqmlS44Z2ARK3K+HpfxZtJ+UtNU2lixkRmKEUlxq6shhIJpExsuyqbaX8e+j4HRZTglYF/Q6gkOD972aDi2CpdMTS/9Cwp1Ztv9lIVInLwx6RgRacQpWFetknKFD6USaife7uHi7eq9yYIxbtmyqfvwnYKpk0KJR7/5dd3/jUnaTl/rtKtC7JmW3F/MRinzxk5HnRA5IJLr2ackmctuco/k5p4zfNBwtpwSbIfO6Rq19F/MwqAHllbczEITtvETvzEieGj69ZutDUPNwPFh+EragKMonVK+HVA4HGIy/IcXFeU4kKaRrdWrDceBDOaYKuh7IFkbRUvhBp0YhMdKQuEXWOVTQdNW2grUBnG0fNkPgW53LSxOeVR6CN0rBmsMUdfEsNf1FPHjFcuq3NNw0Zp+NWgOCgmaLalSER5LXsesEdZsIup4Lk6nVQf5OVC/UWMWGdm4bghl6iOUeqE2ltwN7yNj7tZXmg99lUVSlWge7dKduW2dKtS/zuWvWqiwvxpsrmIlwHJnLPSiy/2dvuJjtH6fRVlefYnWezLLYSlvHqCLW/WN4YzifexmYdrWKIYeNy0vZScVVyYLihxHOdliwR3cxqIpu6qr534nTSkXQNry/mEm+taQlNHIrxcoLALaeKJcBPkT5vVICSnoWorlr8ZpnKMun8iHVwYgrzp0Wq4gpn0WZVadHJVe337dofnXccE0kmFKHzKQaeCx0rXaBVbUM5WlRZsfGZVHd9Ug6VFENd2MRwZgN4mW3KExU791E7to4NUMzNDW3MRb1ANGCE0i+4ZiNxHbUIJRvzyO40TnH+KUAQLzRoENJZ1Ph/ka1pSJ2Wltv9PpnWps3AoS0FwsiqB5hzzSlavIquvrE1kFoyHVTorGnocl5DiOYxE5Ipm5MGFhbCtVkzpE2PE1yMP+dUczLFUV8uKaYrGVjoThrcv1z4eaJeRXVI2rdposyaz6pn2C4mjGjvXiLlTQy6EF2FJA7kJo7smgpMCPTyDun2mJV/BtNKlPEztCE2N6ILbhJy1ikCxlIn6R5DaWogVoniCBVkVZ5wV+VK+GHacFXQrKMO/s8BGOdT9Ft60vKqEXSR1OawKppM2dcKTnXAJ+zoTskGszLCgiELts2fr3HvCVKC9KDAOiax1tzaFcnmk6tUyWF0zJZ5EGI14Q7ZAebuzFEb/KrWpYjy9rwdYGDZP+AOdRKdjYapC9UtkvqZXThNpEi13qPmWe3J1OYgTZRXUE01CnPiyLYQ4RleP17aR/vdaNRoyszWAWd3kTs6jKnkQMoO0NeNuHtO0hDETcfAPM+EU9RAR9eAU/4BP/8AH4kanMXalX0wj0MyDhkhYztyUDAm6pxeHysVCYYVKVpuF9UfQiOslgZeL7/tTCJq9ErrHmPtd7tTKQ9xEmv0fOqTK0lQ8ud2+0sRkMaV+mXy2OdQvGRrcmKOMY7jXngORfxnjEzeyECebjayWQvmLCweW0NKts3JlHqR3t+pCHj04QmKVfDrH3g0hCOQ1Ikxrogdf/5WJZTF2SuyEURW+SaS2vVnyZMb3TvX3ODw+yYh2QqjjmE0Ezj7IgmutwJRY6P1lVJieTzh2c5jXhAOH7mYdnumjmtHNNxtE4+hFO+eqlKMrVxwcKjvdV0s6KhR3L1q4dJMObeuBLCkxrOUb7k60wv7keZFnRu37zzaGrgy7eq0j3xh7HoQuVbXSb3LsxnUYqVcLSEpGf8zJVRIWZVCG7aNUI6tTi4V2NnOca8Ryp6iOh/r6Zhk47TKLvAypWWOaVkf4lWxCHkbMswE4R3UBbiP55FRf9QkoxepWSFadD1YsCYoxE0M7av9VQrALtuxr0cRu8tcVLZkXZL2mq9knKf8BebBopy6IemDmy4yly3bFEuuwwynhQ6YwVPN25+LbN63Dd+38G4oq3o9ojZh/1XDVy1hiVU9eZaTBiMldaWSYaFDefn0p9r+MSokxxHrXY6h+SEpcMveI/W9/aYrIpxzpuXTeASsnHjAVBsTvh/PvPHFno9uRhzXm/FfNVry029vojs6olEvTcpFjrUCcXjuIQ2ejlJSMtd3GzdgUC95APCwSfzt2Mt6EByH4fvhdp6yzfOxftY3l40Kk6Mekj7FSy0qda51XWK2brq/9UWBC3DylDRBx5NUbKK+LwDh85MlDuJBPwi4K43QhuFDeQz4RBRpUSJCixYgMHy7scvH/YsKEJyUqNGhypcuPG1MurGiwoUSDHkluLNjwo8KDGAVqZEmwo8WFQ0nWDDmRIEKgT1l+DFlVIcuRLC+WdMj1KEOQFpnibAiSJUqQAoGa/AiW5tanHFMGRSu2J0OuKk+6/Zo3b0OjOW1e1Rh08FK2XQnWKwl1okmSWtfWFLm35UO6GYWWvIo3KdeJHUv+axTv3OlA5wINSp3vnOt8sfMxGhT7323cuXXv5t3b92/gwYUPJ17c+HHkyZUvZ97c+XPniwsuXoyvHr571vPdk82oHvPvx/l8rxce+nncId1yrhsSo9mtAhl7rDlW8FuahgXX3Yw0qcWjNHorI5kUYwul/7MKCkk6AsGS7z76/lPPKb6GqumoztyDKUKtDnLoM+kiA5AokrpycCSIoEoMKLVm8rAiAWfiqMTIUsroKbrConE6uT5UsTLQvPrJr4pu9I8xtRQE68KdLKJQM5AqeuxBiAL7KLCKcMQpMB3BOooxE0Vs8LATLWsQMwZnVA8/D+MD8iT2svrvMbjuA5An6dTySjAceRqqxTZRXNBLOzfyiKc7tfrwSpOYfNHJvTgTcb+CpkpyRYhwauszAJt08io691yMq78UZTRDprrc1MlAIdsoI6Tee08knkYK66YPS7RVww9xAsrXz6KyC1ahcnXPsZ2MxGnGs0byMDTHUERRL/9QWQ2WLSzZwsq/HikEDdZk3YQSRr7E8rCxRsFSL8+WKN0IXXQR+xPSVjErCDEuLbTLyiJnLNOsd6XEd9DAELyUsHtbimukuBAKVN8Hc/RQMwp1yhNKYeMSMsSY7kXVpl7x9M9IXdPVqdbCkhJqM4RptQxXQu97MK5OwRU0Lpz3jdfIS0GuEa+Usk3QpH/8MC2105J+bWnYapttEPSilnpqqqu2+mqss9b6Num6vq487MrbLrbXBjHPuHdYMGDtI44woG2343677bXXTqEFgrZWTt2jlNpLKYgrQypLfAW3uN0lw9rVoSpnRJJxk/7sjEVIa+rZJ0h/jbzDsdDq7ED/ySZ6tyGHSY/UYMo/f0u+Zz9Fay6sJga5YytpncrWqdjtGtJaRdx9VLtW97ctBP92fdOy5uu0TaO4OvTjBPXdKkPIPk1L4ctECvJ3AUt8vdgH37MRtAO1vV4qh2EsuNLGcFeKRYzLKmqgiakCWEHKJv9pLpiS3FVY9sGPfhhhHlXK4rOOraVSeLlZ4iCDruYBRl0VWsn+pBW0qrzKYHlRCUqasiqQted3CePQ3wxDOyV5hoGIYc9P1OQTjYFPMOeaFuj2Mr8QZo9CNyHVrGRCMXUxJTDbapd6JgQpOIEqQcTznqAQxCh/PZFHZDHeYDD4IJfM5FVVFJXHpmej8YVI/1YWVJeMoMhCHCKlPWipnfKS1DlF+Y0vfimdW+x0u5r1r0czmokPc4UfxDloUwSzo5kuI7ktCgpO+HOLG32msjqJDFyIo6JOXgIl1m0Jkn4RjQQNQ8SqpFCPxkrTwqrXmO256TvxMA1qVKOaQdCGNrFhxD1myQi95VKXu+RlL335y+SMkDpgu052urMd43xnBXVjZjOd2Uy3JcAHUyvJGUjCBY3UwwddKE4HJcWyrRwkIvUYn/YoUyg+8MEH6WSIoRaYnxjWpZF2FGBoXGXFABWlKh7pzKhW4jBW1SdhQAuiXeyJIWbBBI9TGVYI7ScZbCmOUrIDo7F+1D4N4uWck/9sn1VENy2/HAl7PcTipOonmj/ys3ryOmXEUoIsvunFdK+DYuNmdZcBIYWDUUoYuIR0qxAS0HYOmqJOV2q5SfasLdMSmJ40mT077s5THqzjf4SXpIcR1Vm48tMmG/olMz3qZOpRHazSl5gtkrVSgLOMf45YJmcNjn6IagpkdreWr+zIeXY6KSRNWjxZYdFz/8kZyao1IilVa1D6mdjoJteTNf2KStazl/9ehTyJ6W5J+7yPrQRjq+ZxySWeeotU1Hi96flupcsjan4o9020tOl0bqETovIzJ8QxBrQDpRTDWKgTvbh1o5y6y4sIWZiZjZYwIYrQWc8VvowmyW+6TRz/mHbnwtLaUVKPi5GzHOUTYAFyTekSVuvkYlbbUVVzJmwSROj1EkbRrGVM8WDOsvusvtlJQkss5UplVLRA+AFpSmPaa/LhtO1ADZgLZnCDHfxgCANHmOWRh3WyU4+xneMetTkbcDizTLeJYAcSoACJTVxiCVDhxCYOwQnWtgJuRq08cXhXR1LSzbxs9bQH6VmZeHJG+aoxqfo9bJ3wSikm8fCc3SJfi1RIryxiBit+e1IW3yIpomKUoBIkXX8S9zkc9SkrHauVFn3WwLO4UEC8alxyySKnXvFoVIlV2WD59OXWXpDJ9b3TnXOlp0UVC10YyyN8bCs9klVsOvG9U2a+/wfYxFyZVR0C0V2ApyR/6gtGsBsQutyL5EEhzoUweux7UtaZj4rLVRr6H6d59Bk5Sko/cqXiZF0dvp44Uae1g1Nz1bREb0KUZzYkVZ09I0zEZPdfjhacp85lrMrYDIlbFVZGCeVYPJdkffOKHCN7Z7+DNilGOU22seI45ft0bI+0naGKvNwVm4KxdRorKAqhRDwlcnuM+spQgOZsl2PZC9r0E2OnIMQ4gXuLcGFOF6utGjzVweuA5iIUqhEaq4OeK0Ta2xGNhKgjI+HIyv5qVqqBmLvCTRaCcS5WxUWtFY3ZqKi26168FDfvRHEL5rkt33nN2aMIIVGj9HPtP+IhYP9XrqY1TGMEbF6DywhHXepTp3rVmzPhfhDzwrKZDTKHQ5AmsOAICzDBGNBxdnRwI+1rR/vauWF2dFRABAZIgRum5rgOPaQ4Bsvp/vJzME7G9l4RYWeLSk6y/bSQZig0KanP3ObRDlF2/+5bjl1GrevZc3Vqvqn+FuovhNNxPRCF94gCBCQrZWrS3Y5uoYYXUx9hhts7/Vlkh87aFZ6JpHG2K8g8K3vCxPacqRfkoX5uTw6NDj4dV1W/3MrQ9vYHnI3jkqzl2j2RylV436pewaEs1R83TLZLLePnVKRx3ml78PR2rcksba6gnxCv64o2cTkZUU1aUnDF0tJAdc3Ve0n/Lv2jNB2hDOCCktvTqQoSGsgqHvz6qLralM75NWhJEPSKLacaH6xCmaDzo+JhksryIe/aLPUxOC/CHRf6Cg2Ej6DTrnJpGQx5KTw6kbRCFF7Ds+IrF25pC5pJF00TrqHLEYrLua+wD9QynSE5nGcZtYhSHvwQHRUqEAPCrYgTqK4BMi9hFLqiovySHUmRH+kZLs5QM+MZP01JrohBONK6lpZwp2yBIs3xFj7zFh5ZubwqkLbqPs5SFFsRCKMLhEYgsKRxOtngjthQMKtLREVcREZ8MDkbiGHCMLExxAPLhw77DXJih7WhALhrO0/8RE80gQUwgGqQmgMAACXAgSlQ/wA1aIAcUAQKEAJ56CZd4b6l6AIAsAETyAAXWCcB7JQSFIgDcIILUAAB+IQ56IcuaTncQSwTvBhjW59WIShPoRy32qLnqRFSQZ3NkR2ekgnkosGCkh71Y5BxQxLZ88HyKzd5AiwecpbDUpZoMaEDpJYnkqoGmhDgqyjperW7gEI6k7V+gULI+blHeaxok61dsY9sQR8CQjaQUZ6cSRPL6x0za5KJRB7340H7AZNgC8IdCy23MhAQ7LU56Quo0EePkTnouxApmrif4i2BWp1peZ91HCGYAjRjY6+Roa1B6jcWMp/7+agNkg71Oy/AoD8tbEMJeUEhq543oz98ghzLGf8WL9yWZTnJw6ghdus7q0pHLBu0PVKUl4mJCAwccROcxlK33QKrBumy2sqxHXo94KuTwlkTrIIo1vm35yNIxPOzPwudpkAT0gqY6lqge6vKhGHJ9SipXRMTveAsxOQjB3ITbgHCumLBBJILr3gptrQMJpoh9KmcmBLJEmSo</text:p>
      <text:p text:style-name="Standard">nQMuB+SneVQg3+sq/jBBIhq+SHsMKRvLuVrMwWMdp1qIojmaV0qN1ZCl2igw7mhE5ExO5VxOqXnEYbIO6DSme3g6STAOTYyBAABF7dTODwiBI1iBaXIOljiAHLgAE5gCE1AAImgAD7gAPZDFvSMz+DEYVNxFF2Cn5muX/CHPEqAAAWj/AD1hl59Kx8e5sk9rkknKQmmUPKOYR0YbExdxycWZKpQzJSBSro3pM3/8C97LoxobLf7oo4Fqk8wEKa4ME9/bHIJ8tocTPa3AlfGiE93TPqtYEeGhr8jDHnraMdb5yhBFOESRI8T5sS4RrZIptuT6JG8ko22hPSbaq44TqD25lHt8mdBjl5/xy03Cq3JymNsBnAfcOQ79GM0qjI8jugfKt3LjoD0BF+qKGH1SLQPSnIxJnB+lKQtdxuxTN9CbCfsILBKZwjdFvyhaD8rgttx7rm7rkxWirmb5j3FRqFAxSnvJL3PkKqpgzc9ZyNHCvwjtqeXhn1CBpHubHyVSyFyL/80s60GNeR5kGS8hg8Oeazk+qZ8e9azuS6I7KqL2IqE1edMzw647EyiAcpkiUb4Ywp7wydRFm8mVsS0VhZz2AcbZcZ8iLEAbjatD46+CSpYDJZxFOcnicZxQ2kf0S7WgENQFkq4xs8kZelQicgyjayVBLDCu4w7aYE593Vd+7dfdmDB8gMSto8Tt4ALjqAYDuIPs3E6GRbsPoAQDWAEZeI7ywEUJmAIKyAIQAIQecMULoIAemEXiwEoy6SEC0EVeBKvdKSl+GsZi/E98yEqkdMoPobOIaVBayaBP0cgCSdBUgVSg20n3s5J/mhT5ESSYytlIk7M107TWGTYz/LF5Of+V4oLHhFkQFCK+7AksAnrWWUnBLbtNU5oZUskZxwiUVKIitayWxhHWFhzDl9JPqtgMSkWdlxzWw3RN+pIIIXSoX+SY0/Pa4MGpM0EiWduVLbyL+GEs+9IqK5NQmKi0zIiRQZqUmOGr01GkZHtWRsGv93IZjHIfmarJWAk8FCU9otyMJ3KyB2pc23ydzNE+3Qw4l2FJPx0UYZEWEE3T3S2jHqEcMMVGerK2B4pdAQrAzNurWhNCd7o+4Wuo6yKqHiTRN/IM1+wYXgGV7VLD1q239Rkp6GJBnduiqMJeAzQcfIK0gtQeKTQ1KeQYxvkm9vmzOBGTkjKi5g0kyyk2eFL/kPdxp2oLFzl5F/EyytpV3kXLXUI5TSGzzTrLjNeD3Z0UNhG9NhNsQ7PqkKCpzHgiKOriCABDOuFkDXvNh3mADdvwVxVeYRauugmDRAvTDrI5sEsEDk3sgApoWB3+gCeI2PBsjos4AA9QBPWUAS7YpgOoAveET+LAwAAcIwDAAPvsB+ijpN8K4vL0z0+wpkYBoaalFD6SyknxrbzqNAyZ3ABVkKLF4MtgUaakt/yK1HD7UtSMFtrTCzH8PQyqDyalEQcW3TrDVTUpEyyVrRa9lT6kIahEGZ1UNqi0vJjY1KGIw6o9Mwlxvrl0vI3qncENKaD92T6tw1eTOQPRHx3p/8zdEtJ0TbYEgkDwGbMGbbkjIl9VXSHKJeAUkRBc+6MfOzya2hIeVNwTfLW4+qN3qjLKENbSsxT4CGAxEiu6SFcCbKkvHSptsSe/oZgM8qy28DsiRatnM7NpVUAkJMw6itSvhbQhAq9FWhZm9ScPfrhYjrJgLasBqtUCZpNvjkzJOBUtmtL0qmaf6McWgrVmBNfX7cMXjSinDUasJWeeosyj9A99SVc6k6xhqah9OSQEcinF+set4JEq61+OaUg0FWDDtDkFDr87K8fro+cJIqyIppOmMqx6O6psW65Goyp6mYtjbaCZhGDW0r8/dR3fPLoBIzBC5LpYyocWfmqojv/qXpowYrJEDOMOfM2H6iwOTRSBhdXh7fwAf4jYNHgOH6iHCfgBE2CAB7iRehDij+2BOKBFtw2ShzhZHEjZgObpJeMDl6WA9RS80lqqDc7SbnPpHhU6KGodmxMcG4zpdCZjboQtFXpLHVrCj7sQ8okQj8QTxlOSIE3QtFiZzD0M+ykc00KvHFMzTeVGn8svDzLJv7nNB87lxt3HoJ1keWHbeJQdIsIpR+okTHPOHtmrlQ0l8drNoQNHCTru5fsSJvK+7pHZI4PWvcokOOEfTcHZol4fydJgSyMk/omVwds5qKJeBIJH9XIvfnO2qpRDGwrgn4y+y5xlzh1X/uCgXN7/nA6yYFKri/ypE4abHC2imO2+Wowm73uiK8d8sssiiwi8Vm7xH/g4bUWtjMeBGA6l0Y1DDMI0vuKaXgD23+t1GcL4WpxVQy7V0bXKnjVz1fW1nvXFRxHim9tNvjwEFwpJF+1K428Z8XyxxmZEr5KhlyWb6PHLrmW5qVjecRuHM4Abwpjz8MYxqNTS7Kw0DGJFUx1vncvqGe1VwTQrmX42PP3cj5LDYDytET74w0AMTlgizqdpugODOqm+czzP8/PAuvL4GuzAh0OcjRr+DYTFYbBm2IeN2IlVDh84a4bwAQhQa7ZOCIUogPJ8z37AjfGgMQp7HGzCiHXqgi7ggulA/wiByMUprgdJKAlRh8wEVac2IEZjbAB2Gok5kASLOIMzoDGGSEYf4IKHWCdt8oGAVad+4LE4sKZG17YzmANUC5gikROhuucBjO13Miqekxx17CeXS/OdxbVZgx06abxOWx+j7HCfmUkSeif9rr9R8ZOsIOAmktqaYY8/G2Mv1SHe3dyfMb0fWXJUKp90TBGb4SCz2pOrLdKN9uS9MOCNA1uWO6XnE2kEaig6QkENYtZJ5jPHmzZjQz6jlSESNa2hmr+mHO22dSeWLagYLLIAR1DdzJYFoj/dRbQnZqNV4+z62xENFmjCbCy1/FDYIxcunUITNJ1k6+VPHU2wkhidDv9yJgxHUt7g173it2Q0Je/SmhFeTQX6RJEnRamdvFLgbcyVJo8j2XLyKg8q6ZkhL4Ep54scrI0gNPXIdvEb7MrKxx7SYRMtOCaKuCW3kGYrbA4+4M23C0I8viS4JkStBnkU5hN3EbnZwd6/Bdo0SH2o1gLjMxrnkC6s0aorV80q9Zu8BlxuBXpecTNVK47x33wlQVzqOucORNRz27993AcO53zOeyim7Wi62thq4ujqHD507nyC7/xh5BiPfxgPtP4BHGDrgI0DfEjiuBbZfygL3LCIdUqKeth0bLcIVMzrXux0PELUpKj+HJAAY9xiHcRDmfv+dJJ/PohZh1jy76f/iCAdCL51EtgEiC7y5NUbODCOvC4FEXZBOJAPQ4Rx+CgkaLFgPYHyIPIZ2NBjx4ggJTbsmJBjRXkTPSIMmbCgxY0TZ0JUaVKgQ5UnDabkiXFjQpkCIQ6No/EjTaMdu9T8aJAjSJ0Vfy69CLQi0qstKyLM+FDnwq9dpcJMOPah0bAbSzIkurImTZ0dKTocm9SmzKYtk3I0KtSgVYwaffK0evClyo9IpxJkzLNjQcgxzQZGi5euSYeSoxoMmzHyx4JDgeYMyzTo2rkrDSoNKtHiWMmfAdedO/ooTKgOnSaGrNGzxZC/Tyu2GBqvzpMMYc78jRp165AmWZdknHZySopf/4HW1I5YctuZHn+ezQxUdFzifXeuPzh9e2KWN8PmxKmc517u+DOPblpzcktAFdYYawWCZppeI7kXVUYMMQiWa7C5hlltccGlkV/jsTfRaQN5lVxF0033k4drXXViTQ3ulFNymbmYHlU6SaQaRVCVKJqIGPZ0326PxaTYQjSuWKBDoEnlUVSDNQWYaLT9V6Jvb534U4iIrYQgcoCRRhlOzs1FWYnRIfbQjn0txWFO3hn1WpAaifiXjaQNpt+X8q02XVymyYiSeEyh+Y8f8TRyzjmBFFroIIwkuigj+eRzTj6M/DMppZVaeimmmWq6KaedevopqKGKOiqppZp6Kqqpqv+6qqo/uVpPQfjUg889szrqKCO1isqOAR0EgA6wwQo7LLHAfvCEASv4cKpA/8Txjw8TYIADAw/YdkAVF+ghhDyUqjZRPXGEywcf/+wkzxnkjhvueQTYYEIGLpB7kJtowYURHz4c4MQFOGwiAxc+8BHkS3FM9J53nZlk3pkvhSSuVgrBKuWXm832ZmRjfsnbnJ1BB5VpGZfV4XWHRfWWZqvZNxjLcAnJ1WSCjWxTymKdx52SZwU3ppWc4Ycchi4LGGKarBEl4FptBaVbnOK9yWJPLpl4mJ9yId0ymB5XNeCWkqU0Z3Nlkbg0h2UJWedz7sHMUmdVIikfhi1aiZPLHCL/bbSCay7VJFwSvmYWRcwF12GHWdsrlEszivf2VhmnVFqSBW5mdVlDu3Sa2QtaJpCrN6eMVcYsvpdXXRKqRZeER8bJ88kfSV2SnT9aluFa6BElmshb5rYTVXdWKVLZ9KrWYs3fIRV4zDthZbLGKD8VFH3cieegdo7fLDXOtC2dF+lhEvkfVI8jBjtqMGUFnIOeX4Xjchp+rH1qrsUN+GDo75wYibKlDvvqThGMPHEWZKa7kMhPNuIL2bTDIhkBDknM2RGSNtMl3JHlegDi348S15012as4eNmL0Db2HuA45UntIx1WgOc2IJ3oeY4zj/vwAqhA+MFQhDrHIAj1qB06/2oQ9+ghq4IoxCESsYhGPCISk6jEVHUOI/XoB6xqJasf/nAQj6rHrnpVgWJxkYsfoESy0nAqi6ggBjjAgQlwsAg0mqBa2LoABXrwrEnx4QBI6EO/TGACCgjABQfbzQtiQIEpmGAKOMiAFATSBQBgIADxgkwcIICBNCIyMwfIgQQI+QsKEGEGOSgBBdTQAB9wIShneAEGLmCCABwyAaRsSBwueQEFCKABAFACIVspgzoyEo044GQDtFePOUDAAxI4Yxqp0IMrYK9jMLPPyGZEOpRQcHAD+pKDyFOnlRhwN7tp0lgiw5fFVY1uT+Ec12LkPtSh7jBjIV9rkFOy7slMQP/XaZI9x9S+63RoIVwBD4BMFLyjNKd2ydtKODF3MsR0LkCziVs9bQcmsRlnd9ixSvpoxhsO3rMx2EMeaFjUvrGBxjZ3stzPRnqakqGNomQi08bE+ZWbsKmCewNRgJSWsJuyz2gBQl7PBNMwfaLln9+Uilu0wk6oHSlpTJKccWhSHJS8VDmum6lSctLREsFMNcQRnNnotjga8SZz3jSZmiTEMqmUjj0TlQmIGoa6ngSIN+4j2M6AGp/eVNRqK/URQA+jJ6Wp6J0ydQpiwefRq5kPJrn7EZXyur3RqGVouSmSx6AEOA4l1ULcZA5Vp0Y4KbXtbcqBYWiqNBowpSgmtOv/mJbWRj/AsIUyPE3NSnSWMZohrz4Zk47PtKoh82TTr137kUPl9J6VHo8kufGSX4iyGdq5SLKChWtipOogu5w2twosVzwERShDkRdS5sVVpBKVjyWyt73ufS984yvf+DaRILCClazyMasfRspRXMiiCLbYxQEH61jJksGpWlJGQurxjIR0Y7a21Q9KAUACaWywHk2wgwc45QAeUGWG9UgBbkHEXYd0QT8GAoEYGDIDD/CIDwBgg0Uw+Iw42AEYtCWAT0gkDlb4cIbZSMsZtGRfswSDFkCsxwDAYJk5yGODD0nkhAjEjhJYRIgzDIMHCKybtyOT9WLEsQJNhm2dK6HK/6ijsspB5YC24dpasbuz2h61gBU0X37Wd66RgcecL6qXlvgqouYE7zLwqWzhOCYcuSbHMN576lCuCh2PnRA1bsoolbaW2Tn/pUTyYWhhaMRNnP32blTr2364tyN0su1vhKZZY367GrnJiC3O0dD08KelpFbJO7qJyU3PBFBCPwl8dnOq5oZ2XRsRZ9ZesplXV3PSi2H0pmCW33/41yPgZI6t50LJdHpi0Y12Z2oqWm5S5eLsxuIsqTj6SudAZlBpZvsq6wGtgKRLuVg/z5yUSZmQvK3UOgtc35RV31dWWpU2O8+p9tGbtOFj1zLPOiJ1eww/8U2gjX/I2Zq5G2ItSv8Z+y3Oue5BoE0MeDfuEg0+vAsM6Hhmbd7OengzE271Jk1TeIvvc0HibGvwvJThWRapjQ5dqvdJp3rRdEnYXZI43QLD7IZ2uE7iNPfSNusZHuqGN9whpPJhxVsNYr5mPzva0672tRuxMq6S1X7xQfZ7DAKLoeJVgAms9w/4I1nLMtW8zgCBaiBhkjCIAiJWQAoZvDGO3ZpUhXEAAwGAYAXGXGMG8iCwfZUABwrIQuVT0AEqRAEfA5HxiWVVgCebYMuwUsgLcLlHAfxBBzE4Jg6mQMsGrMTDipgCBUBv+34pYBOfmEM/ZIkDCVwABmRIgDHRuIM7gDIDCXBCB1QZRxn/TMzDqsQBFYiQANtbuPWuFJiPGAghJMWmo1UTytgGcyWIGoc/oM0QYnMLofpm2m7S3NDoVEnlBEd4IIc/dc/zNIz5wFV1xAibzMl7qIzJnRO36Vl+IN37oVN28Bs65ZRVWBs2DdDRtAePmAndBM3H4RPSEYZp1Eeulc7xhEjVDF1cHMllMZuYhdabBdp2GU9dYQz0lNlpDNrR3Iw7GYdcrExZ6IzPDNptVMjhHAdboA0KAsh6QFNR0JoEap2lGWBWTM7kNE6/UUebyFSf7IlmuE77eI2c6Mzl5A9u2YlLJI7VLAxJ9AjjkBk2XRsTEo5LXFYM1Q/VySHPhJx+hMWI/7RQm8HO9OgIH1LckzhFayRXxbBfjZjcTYkVc4GhpcFhbWSNS0UVw+0JYxjbd9DWwkwWFS4XUrngKR5cEo5Uo8GWY50csKWZ2tQHb+XFX93I+GAg3gDQ80BVhtwfX11HcoVH3HQTvIlFVrzaWEnIUt3EMLaG2wThbJycAtFLZIXTmHzGP8RDDY3XoQQCo1hRo8zDo9yDpLCdO74jPMajPL4X/80KftVKPeQDFTUKI9gdqFSDAYTAr+jdgB3LESjLGKlEPUCEtMDLAxhMinnftjzePxBAFiRSQ3QBMRkeECDEBPyA5AkBFwRMQ/gAQXTELZ3YHFySIrQRh0EGBBRBi//NwBnU5BkwUiHR0iekyyWVwCIgkjwETIwpQes9pDwcQC103okJhOBNi4j1QAOQi/LFi+nFWCbFUQMoRBf4wIpdQABIQx70A3eVWlWI2TB6GjsBxgD14rtZyTbRIMPdxNA9R5w12g+y3J1RTcqhh2Xcx0INB1+qzHr8miWeS9js4hTa09qEmy3KZYHMoLj9zFPZTOEU4t/Alpz1lqld1TsJBRQa4gBKxsxVosq102tIBx4C3eZcl5NoVd8cJvsQ3V4Y1VuxDHmsDTM2UI0I0FVRFOFo02LUYmzYptWRD1uZoIBkxNaIpjl9VcpdBl94meZsE48UxTbCBmMkGlSNhAj/rR+rFZdO4RrrPGNxVtoQZsVV3Vb//RULfRyoKc7b9CY3YseLhNsNGmHWVI012kXcuOeX5E59CAc+lSJ7LmF27WJc+ZSqzeFuNEXneAyr8Y/rsNDVpOFQ+cgJGdZxwmdHyaLFtJyubZewyY56itutnSjNzeB1VEUPKmM14o06SeJ6rGgDPRdMWY0zNiMvZptwcNVvFc6b9ahAUaM3ahtykeBT7KdtjM5bCKJphaN43VAO6dB5jR3ZzSOWZqmWbimXYorbvYqs0IrciZ3Y+eOn4J2AEaQXIcsKIJipjMvAyAME/MAihMID9EOK+cDqwVEPTNik+IBCGMxAnIH3KUAP/wDMnJoAHVgLoPKlD9QDI/2kC/TkIsCASAbqIh1TvIglPohLHcjY7PGenIIkDADBGawFF1hBtmAlPhjZFGyZSQ5ET+KAHgxBVIbLIk1LtQiMCnyYAhCBqMpEPUiS5EXBqc4l29RWhFCJVMEa6qiIkhgdA1bO/zWaXo7l/lWGAVXNzHAPs1lQ0UyjhuzOADYpE7LfzbCb0ihbA/2MCMki34Tod3jg06lW6MzVhajFj5pgNS3mfIJoP83Ut2UdQxVHedwhz5xm/OyV/thHj4aPgH7b1yDroKXa+23HNQ6QWlJgbEVTK1oN5Ojnkszh1UwNzU2dByrnqBFJfyYIyK7fhP8YToQYTZeYHGRezv2Y2s+ZybgSSRIeDnRi1Z6kHwXN5QHph7zWleP0YZKSBvLUSTnxmYmIINuciy963GQkSDEODp9VK1mZFJeclUJZFM/6LDapRwvNa2uNhtKVpboF2vhAlu4I0H6gzPGgUJtUF6uJZlWNjl5VrfzhJ9/Kk/cMYGlxlVWg03JuJ71JyQyK4ivSRmIGYLjN2sip37PKp/9ECEB5jXC9BsyQxIzOR9o+0JSEGr95IB0mhX4iIQLN0DiWl6GAXX+dwz2EXZfmru7uLu+6Vz3iVz7Cij6iVz9mka+oaRd9kd+tikp8pEtyxD+80bag30O8nkr4gBU8mU7/nsFHSh6XcYEiqURauAu8SAESdJ6lspP3cdIuaYmHLcL2xkHk1VKsJgQX3FIA2Kq+PBkODIED5EQ/yBiTcVlmlFGlCgG5kC8i4cOb9OTuHSHREKHJeuzWBIj0SB1cbS2UNNsl6pv1IA01mpaBWuIZ9uBgddfQQpOTTGjoSFrGaQVqFNsLlm3wdJZJdOuFSDDbsieqkdMn7k4q+sXfkFkoRq3T0hYiHmgjetPq8O3eDiFmqcdrAF0RnpbwJEef3LDAmQ4DZcdYHVWl8VMEBZWMspRnOaaLKlYWTuIUikdbrkz42KiBLBbfki4N+oyjNWmMCIZm1YkJBe2/RlYIE8an/+1m3cBxA/EG2GqTpzViLg7twijcHNuLdjGgz0am91xmYVDJzsawrpFueLKhydSgdGTFEV4J96ygjgzxv4ItXNGHxj5HzsVTwp1UdznGrBlouGnQFiJtgGqJNEVmhiDjl6nIyQng/XBmhDzObk7Nl6UESW0yvUwPADXpkZzQk2gcxD2t5AZPJ3fFNSqUBcOwNe1MhrST9KCt1K6i+xQpAa7fjCqJwyZhCO+y5gQulHqd153jrdxKo/QuQAe0QA90qPCfPMCd8O5XD4ndf4UKQHZAmiLvsBgYQqrKQHRvtZjeszRenx7E61kBATBBB0jAIOleLSWfByjCL0Hlmpwg6v9lABh03vaVUk2s2KveqaAuhAMDayxli6GSklQskg2cGBe0Ab/snmrUg4lVSykZDB8QgwdUKpd1ARL0C/2SrDxEXrzImtSIcU2hE9Jh4GVWLn4i1/o16Fkx67Nqa/3V4KWdzcFNTqRV13cxMxb3h6B90M74kygrT2H432Gc7Xx22+LY4l95zcZcT2U2xh1WzLb21JhgMsgOZnwk9iEODThrFV2ZciKS09RdrdZcxqVlSQQD2stVLTtlR2TWJ3wCKYpYK73Y4n1IjdT9FI6mTeHiZ89dRGWSxDQnbLaVYQxPIk6FmnAtRlHhyXmQDGEoDjX5IgNRTwK68YKkUML1Wxr/YpWvKQ+HbpaveVBgJxA3MU1129s0pVkqxg48ZW3rlpVHjRo486bBEemAoEyb4ZbbvOaIVtXbaOxJcZf+KavV0pV3hFTPBFD7xeCXeaNyW/Lgwq0FMXfgqhYqg09/1lbA0pb7rFqOaKG2Ed3IsI/iwo9NMc9LbYX2PJOcAMfOLaE4W6DTQk4LwtpZWG5P3AZ/CCyLK0bfqHUWF2lHzFAjyO6h0K6iKIrYtSNBLzmTN/nu/i5BiGk+Dm+u6BeARbREFxgYrYAYqYpASMsiVItERG+ECYFYdsQB3NKSZZkCiBK6EMAkoREf0WS4fIaJUcAgzTT1xoHzVssZzMF7OHAt/9XRh/lSll3YidWR9u7YGWgGIzmSvEARubTBh1nqSi46wOxWR8C5pF6I2iQisnar0gSdvTn3yj6UdYHofX8aiovwponVkrToNU/IC/5VxJ1Ly53m33TH/LDnOFWGALGxtyJxIVaTNG6UvD6crjFdSunhUXka3+ynJ2cVGqbbcWBM4ZAlY7MOeHRwPEFx0Ki3/W3JMbOuL25g8QCN5fat0inrM0edcywhCNIWGGdnvK6MoyHrY3K19HQQ0B7dMQIgAgabfU+iwX1</text:p>
      <text:p text:style-name="Standard">ie+zgW8XweYbMXsUWcKFyQg3nO7kmd+0gFXJxX2COgHsaiDSJ/awVtq6hx7+bbDmx4WLQc+46tv/elgKxzBRjtoVXl1t6M10qJorvJgj1rBvatW1Nm2gnIGsNI24MSeuOXMx9zRSLWgen8BXHhtX2TSk/aEw0VGv9YT5xSSQKToWC22KxWybWVXQCseimn8r/DsbJTi4fRYRnz2d9IxeHR7pxBr1q2rp3K2yUix/0ghdM6T4fuZWyoz6WnZMXvuEfPtvVY5TbYz3cw5guipl6Cq8cb5ZPNJv+HRPJg7RQywN0arnsqeN1i/cVEviFAOVpwQ3owY4hXyR5QC55XgbMAGqA6hQYElMLzGqYWLzYQSnFhCxt74IVEoZlWaJf0jHVkiT0A0TIrxIkujx02RuVah2tqkiin1L/fDlIVkuKkRXM4uWZmaIKl6xsb5rFpf2/oT3WRxbIY11cxk/7y7LR23HeqyXaGhT9MSPaeLI8Cw6Dqll7AEQ9eQO7CJRnUF7BgQPjyOOTUODDgQ8jOrT4MA6fhnG6ZPT4UGEXjRMVOuRo8aC8hhgveuyCEiTIhRRRdjxok2FKghtVvjQpMWTDnARHeuxJ86VRkyr5iBzaFKFFn0t9SszYkaXIjAQRhhTYEGHXqAKd6lzINOHCej67gk2pUSLKgQa/vjWbVKPChgrXjkwo1CbHrExPMtUKlCXNwoVHlsSJk6HExCgLO93rtqJQgXV5WkQIlyPZuizTJowrd2VkhyXT/2Z1a3PzzIVT/Z6FePsmzbkzq37c2rTmT5U9Tb4sOjHl3uFi7W60LLVxXOBuF258CPp62Y9EeQqmPlVoZN+3rR43zZA1cr3DLSs8fTX835SBr1u/DHr31ZHZK6rdjTYm4qobEDjCyvMpNMLOy2uos9ZCjiDZpgqJq9UiEgoqnRSDa7bOhsMNtwvNsi054yzCTMHhttoJpM/I+wu42JRz6zKpNLPNxN5Oo4ivo3xMkKzGyEopthz/iceLQQI5Z8lAlDwnHyilzGeQKPPJ558stdySyy69/BLMMMUck8wyzTwTzTTVXJPNNt18E8444YyNznrwqQfPe+7M554rGbmyHv80qzFAhArQORTRRBVd9NAPSDhiBRniHGiCHxbJ4IGN/jmgigv0EIIgAErAgYoeGtCS0wsU2EQGHx7CpwsIPLhgChxwCOUBpwDAIIAddpjChAxcaOohH3wggFdhXQ3rgBwkUECABvgowINFKCACEXYQWYHbFapB5JEWZOCjWVXVaAAf5HYNQFg+8IGrgBwugEGIesq9VgYuJuLIVWQvdcFDtCosi8PSlmrMrpdEI/K82wzySrz93KOMpNQmDGs2FRGeUcW0ZsQOtn1Hamunm3iqCyeXJItPvquK/Agyp7AyTb+MEY6tJua0ypk99mqsKa6p6Kp4OL8as3irn5Nbjun/rxAs2LOyegywtgQBdE8pmawS2UTBcrL4s/Vwxm+rmEkLUaeHgcIYIyE/vGlhA43bC7vSClsLM7aI6nm7hoU7i6bATyR2xZ9izvptwYc06LeESb4tQcUsDA6tshZ8TmH5UDIIJLrHSzDBnVkKb73DqgMqvx7JKpvO/+xOizmXMu4OcsCfI60+n0wvsC7NCd9XQ5700trr514HS3cFnbouQt+cCjJC16+SEOW4FsZweQwHDEoqnBPGvsLZjM4JI8j2wng1+wb3Gvq+QewPJuHfgjhzjnzLa7yfwovPPLWSh7FxLVpKfgYYIdD0iGY9WdGEoCMfnCWtKfsTGP8mZiIR/zWOMGKbz3IgY5vJFM51Q4ve0jLyDz/EY0nnUOEKpwSlfPzJT4OQ0wxpWEMb3hCHOdThDnn4JoZtBoh2qkc+7MQnKkUpUGdihwE6EABGPfGJH/CHAVbggzg9BAKWYkCmGvKPeF2AAj0YyAFmpYAeyCAOqHKWGT9xhjvVIw6SwMcBACCBKfxiCDOoBx8IYINgHQEDtWoXROoxAQzgYItciINbyNUpaH1iDvcSwiKFiCeVnCEj5HKCqqKFv3oAQAk4aFcc+hEHe3WKXvJoVgke2Y/P8MEHALCBKPPQvfNYrSgI6tHMQESdt+nNlzvb3AjfZr/JrSRkGMtcRcpSEWbWB/+aI0yNYTLGMKgxbzYVkc59HGajsxRuJeNBiARllMCZ2G8/K8KYUiZ2IR7RCDsnKU9qgja0ziHmN4/R2lksaLD1iGd2xxEghIw5QvwVJTtCcU7bslcSowAGKMpZDYCWxp8GbbAuD1uderZpua5sLTUs2874SnMz9nAILyfzWO2SslLznY5/7nPaQFvKyxVJVJ1Yk06HTjSg7dSvdtYRJjPLZhTdAE4u1itZ9vZjFpUZqDUjRF9Js2kXjY5If9mJ5uToU6EIws6pTOsn/vwXIehBraI0ohlcLFc34BnTfT3V4JBushu8BW9kINpZZ+4aN+aBkEEAQueK8sI5mzj0IvP/MezPiGcinZSORdgDDMroFtb/uAh1sqnq3pwJo+c51K0t0ytSrKKVf1ouc4mtUDm/wrwJxSWc2UHPOweEsg9hDnqUy2fUNlM6v+wSo+gpEnTSGA8/qLBJTFKhlVw4CEYMok+M6OF0qVtd614Xu9nFbuuAeJA34uMeQ/RTn5JopiUWCorpTZSjqJiGScVBGD9AZKY0sqlOfUoeZ1BBDKYAgwe4ElXVwkG0+iGbvcjyVg94CCiD5QIIYMAECsijD/QlD2LwFwY9cJX19rsIBRChAf1YJbRCLJsLFbhZEtCDANr4m101uKlfpBcf+FDHYD0gXREpSLlIjLe2TfO3HDoN/3Pmt5vDIG5uRuvMLt3ZU/FN832zW1pNmcaxlLLVbQYqWzXvGrpxejacrguZ4JA3GBzpuCstsaVjvVk+mYgsJy2lquX2dj67HTbN1gFoTjprlB6Fp3XcKVCGEANAuWrTeXI5j02YVx+fgmefGpTckCCqwA+hGawkmWBCk9PUYFbPRgKUGjJRlBoXjbPQ5flbOz1jS7ZWCDDsaZ9ftKmapBz5q6cBYDIHxkw+b3Y1sJXKnhcIaPohz5d9rgpx8rKy12U0uMucT1xxEpXbPIZ2LWWbcAkEwuIptTAtmSdIXQq9ZZuzth0c7bAHhkF2e8/a1puKwfqmVQlJhDO75hx8IP8EUHwXDXujaxhCW53sH+3UezsT0eSOGqSbRpCszmstayB7ki9/E7Ujxc1DV9oXzWYIRXHO395uqWWE7ow+v9GerwW3HiVnMOEBwxFpKP7yBfnHl0cKRCNSuEInPRfoV7rHc6+kXaMfHelJV/rSccjdg1QSvHbqU5+qdA58oOm8TlSvej/QDSpKCk4iMaQJtrhIedgXjD3oR6wwDIQSZunFq4KksfhQYDzxQQXy3SIfPglhYZ1BlhEeQi2NlSocDN6VKTmAE24Q4U7KA1kB2GJPztAFH3jQ8NG6KYJHSclU0ctY+52CGcf1tQf3N1OUiWh0bhoyaX/zsWlO35SJ9jz/B81uZgiUdVmtGdXO7vP39PYPybXNMOQoVTiMgwlY4QeYyp7UJd7DHmV/vBRkn2huclMo4QSYbyChZdu6qZtlBk0h363b/K+vcpxbS70CStT68USLMXFC6L8piLArHTjrKJq7t4WF0YqmpUDIpbpPZLgpbZimbaJnOtgCMh6E47AC23TCypgmoBZIyG7qzErmqrCppAbrmhhQe1arYUriOFwmYqKK/IoD+QALdhCEs2CkaHxGOKQG+e7idDqugooDZ2rNomRiehjJP7QjNxjGzlrNfCzHa+zvy16mqdYCfgywm1BEhBzI0Myq13zEMGIDCEULdCxQZnaqZPYFK6bH/2MKzZsqq386x4BuDflcLzwyhJ+KQ4IOjkXmzbU0S3OMT3DgzP6yrGVULbGab2mi4s3II9Z4BNoq63++6vhK4zEeRq2Kb9hwh0S6CSkWZjTMYhPZp2MeRCYMwoTiweeeZLmmxEquBEqYjhVb0RVfERavy+nq5I3yAR/8BFDOhA+WCBKmYOvUKwBiAFLkhFL0DscWyYvk5VP6gQvIaBEGTFpU4sFwYPTIoAHigACw4AHyxSdejAFcYCD6SJSGpQvqaPSyIA/4gAu44AUgjMR8AI7KUQkCAAce6QzIxQMUQQ++sSDM7gCQQAAy4SEWT8VYDJNSgsFG6To+TwhorBwlAP8HMqwBCqILuAACiqAeo2Vw8OLJyIdnmgfLwudz9olskMJw7EouokI/buQ/dMm2OOYlVwpmXo2Emip6uow1HsarLE32QicDBUsPTUvgjmrZLAZ4BujNLOZsrG152O0mSwZD4O8lBWqkzAehbiTNcst0VDLiOMv2QBESNUvlOG0Mi7Bh4MOifoYpneMRH6SuBmh4eIbVWOYtKZDkSnCyOq3VSMJF+umcsCmahMwB4Qc3EEawJmb+hEl4yolyeqK1ZOcqAUd9JGZrJgrWaC+kgiuoVO2fBIYNj6p2UIYu9Ka3VKNA1k/XJNHSfm0ynsZztJAuKe5GsGyhOmYoTOeb3mP/3spQNmvDMvXP/nhJgAaKsIQqPvQMpTyQzh6zREZqBAEIpR6qDJlno2irz5pj41Zv9sJJ96ApezgQpk6QrYTQ2gTk+gZwDPfNtQrnsPZnB6fjaNzK9uCvEjstfw7IPraqcZLMMieRDVXHNo4w3g4rOmbrl5LyLgLlhJSLhX7OuarkSpwrQmORQivUQi8UQ71kFvFEiPRkiPqESp6LC86kHlogBQjFUH6RUT4gBIJgGONEJLJoERhACu4xjVIljMYICSTABEQJBHTAA0qAAiiAk9pIHLcAEhKAAJiARyngXBZsloSlH3yAjkrA8Rrg8sqlR2GACBLACTpgCihAAjgJ/13y68FMwAQoIAR6YAV0QBAuYBz7oZHASPMK7CBebJRKaVrkZcY4gowUgR53oEt1IAYgUpSkIM4qRynm46CiEqU+UUI0bcoq7Qw/ht4YpNk+xG2kDeFaDfg89Sxr63IqBj9U6y11Twbh031qg9HkrFE9jVjQI6vkaTrzEnJeLWvMsHXgiq2G65nkCTLvj86eAgP1ECUJqCczNbH65zhNjt8wR2Os6STUxzu+Bjl8rbcQLZeGL0FxhDqS5gMzJKXWqnSgDTTRE6hgzaRUk/4UCj1V0jET0HTckP1ILjn551afipgK9MhyRC7oY69K9c0EE5la0rDcbAZPUoHW85jqU//26ArOVAoNJXBxlnW3XvOphCl3FLEwf4oGr5UkBFNnKI3Q7jMF+bJpbEmhespqPMQ1LBNkBoPjxGnegIZiTCuuWEQ2dFM1mK15/Abg8CmssMnbOpMtocbj2jCivCkLkxNkmeota+ThdGpyRNUo13JpWs0JSYdEKM5UnW87ncr11gaqdJIH/WY0O7GnPA5soOqetsKEAuG4lKvnmMtK+uQchi5D95Zv+9Zvq2tDXUmIiOhDhS4fJOFMEmIFDMAAFkACAgByA6ACIndyJZdyIxcHtMAAIMWK3iu+yC5TSgntwoiURGxWTABYelQP7kAL6LQB5qCPTIAecQBNMzIP5sD/lWK3XWDJCuTlSi1PS9FUeJ20UyjAIBcJ8CCsR4UXWKAlD+5x8eD0eDXik6LUBfTUlBhy7c7gDIjBAx6XdlG3R8dRIM7gb4ozJkbQzCiK/AYrRRRHAf+yaYqSKgrUdSLLPIuvAv2zZqw1AonGaowPJZVvyy4zQ1BNKKtpgoqQPnuHn6ZKaLij4/ZV0Y6znubPwDTnC+nnqs5zYTKnKq5sel5WnhguJA6x21iPaF/rIpaNM2UWB7/mtdiJcQpmYe7pLznGLo5SMiVDl7Iq2B6LJqwtzxpNOLivBJ8pQOWsb1QO53pGPUPGoJzVBD0kYBeTYn7zigMrKgUmrLoYclzz/68sMGGl81gZxjGCOF5DjiVXMzD2cv80taDeJnge2GK5+HAuDeCEIzbbzG4cES/Ngkdm8IWn7agWVc4QM4gZKFsNzc5sEjon5vp8snDYtveQx9xSJMlqqmIRM4GXEga/EDn1DArFDP/kmDgA7eZyb2XHMCTJUJ3gJqkOK0AvuJFjZ/ckmaN8ZJs8k6fQ2NkWaObaNgcLc3tAqAuOJB54joWY5EGJ7oUglEr+lpqr2ZqvWRfvx5T4jkP3RLyCrrzKpB58IAEOYXOPgHE3N53RWZ0Zl53bGQQmYYZi9AdA15TOLlU+5QzK9x/tyAR+gUsbwJE07wwIoFBl11YyIAHQaP/t5IHzrrcp6oCMLiBNWYUPziANAIC/UJcCFLoNquBZNI/G+K53lYB5KSALjCANfADFnGXFrlEzdHdYSCkjZKwhB4LCfGAPmJQe03QHFlpf7LQ62qMsc2klM3WDISTSZiSEVSQ92gqdSmPf3vf7FiSAxipheBiLY9Wqx6e0YCuwWHiANY2ClC9iMpYr9ccGUZChfuic/JAEy3WtvCaAQzaqnXYvp1pDTCyEnthsrXVijHpA7LOw0E2YFlZ/OuY1atOoLrZuYtV7qrY/RVJgzO8nndqwhgue5Mp/L/NimG87O6iDoG2Ne3VZpVpWlTV9ybCy4ylmghKZvEc6WGMltUz/UlsDBW+JQqDHLfvjUTVHZqqWQqgTtSOYgGqzMXVsJ7UJ28jm+EoYpdDHtAj4MexiiBPLa4iGXFmLDnH1uqHs2lpSz0pHmOUQEzVwPaiQRAqHKCNDNp/ChXs2gIU5fN4asPzsLcC4Cd+Kq6x7+aZDfGyDOYImfU3EoqyPExNrajgGl24rQG+VSHISq+ZwbIxZAJkTwVfnbV/kNNUn1LRZZ+t7NOxMkjMkbn3OmU8xFV8oFbHZxV8cxv9Wm/nunvFBErgAT4woQvNhRNMkDtwgnds5yIc8yI8AnatIHjoXFtPlJehuj/ZopMECjm6Pe7l3LmjMNChMJAqCC3I6Du4E/3D2SLg6oh/k1CFgicLs5F9PDN/Wgu5+AjjMNyZgqcJULTG2w2lUKw4TtuAMmZEaZxNRS0YC8IyzW2aQ2YHfmC1TGZhrpmBUKj70IgBn6jycLrufLWo6Y6toI3Hee20HG4z9yeFcCoSI7KPKuLChrP74V2c52XfwQnfUBiXdQwlvjkfEEEJwmQV/uSm1g2hLCj0PkXaY7wHFSskKRCny3EeasiyvZqhNLYh/R9wa+2ctdsHLr9+WVoa/IzPkyqjk44Lx1QBr9WwyiN/4+La3eFH3DPmqhg0Xo25khCrfqti7CdZDlmXt/deUbwC3KsBp+ThSyy1ZQzJu7svyOLvP/f+Q/11Tc1NWYQ2B0HeitEepEr08Z8ZoUOucaP364tpRa5A5A5CewgdADRjWIdY3TRC3D109pgquDIOR/oziygl0PO1jU9UB63V7hIxpD3h+mNKDAP770iM/tiZubrKpE5yy7QO1DmoOK33f56IoRec2NcOEesELUhy5Wiiajei5Yhzsw17sWXHGt5lD60ES6oELJEHoniuczeTs/sEHZEAd1IHum+Du6T7v7R7vZeAMsoTvKHQ3sPzO+40Awc8/xBzLCh6Dl+2BikbMw5MnPojvRgSDOGfIoPI0bwsp/pyVp60/T+Ol6iyv4u3QzOo5SDtyyFCJA/M3JcjKZGtyMCv/3E4QR+x7l5a20WjZ3mOr/ipoyxxOXN3arDOQJSpWrzuR4DMY+Ak8LxeQ1ryphlVZKn3KtLvjafBMBqcTOej6sZ2jeh65JhPopxqNvk0yFIEncwatsjIjl7gwt5meYZ1ae36ma5hwNXVtWq9SrkkrJQFCnkB5XeoRjCOPTxw+A+UtXOiQT8GBDCd2QWhwYEaCA7swrOeRI0OEIwV2SYjwoUKBEjtSnNhSHkiMHSFOjJhQZsKTDTmy/EmwpESGFTNu1FnSYEqcEo8aNBiy48edAuPwtPo0IsSNQxHm1Fp1JcKJS1E2zQkTJU6cYyN6fKi1qNuMEBWuBKqx6kWTNEde/1zJM2dWnWmtoty7cCJUiA7xnuWqtmrHowINKjwpMeVNnQ3/Mn6b06vKvzI3e/5JsnRqr2krVkwtuSFDh5tZRp190HVduAc5E85oN6RX2imJ7u08HGrWp3un/jxptDTUgYmBqmQMN+PNt7NtEmU5VunXxFmHD/UpcixjyXJx/4vnZVCgc+fm0z+XDz/+fPnzDcrHyD8CDkhggQYeiGCCCi7IYIMOPghhhBJOSGGFFl6IYYYaZricTvXUg08c9XAhCYj38NdfPvVM+JQPPjwYxz9n/MPHhjYmyFlZoIkVmofUmTQdbV81VpxedhlGXUh3NbakdT0GFpdk2OUFJFpahf9EVlgm4WVZbmFVRx5aynGG2ZZh7sWdluyJZNJ3S0VFk3p8EXnZR0ruxqN4Ps2UF0g/GdchabippZJeRQ5WmZUklbUWb5StFRh0h+klmXCzXRVUpmPhxiefN9GkF1dT8lVRY122CV6ZWWFm1aCyKZmjc3QNSRBUJW1J6pB2xdbbeZBeKt5xcQ0HF3YtLUkTqzVt6apoUqG6lGWwipXmVEhW+qdVD6W1UVS2bbRptDyNCdRJ4aFnbqJYqekhq0ciC5ZaXQGGG2jXBefseqUO9hlgzo65qnpitbQUb+6mG5WSPB23K0/UIhrlrqWW2phqz22aqEibGdcWdXe19Vp7EA3/523GvaF6HHeeYdnlrjXVeySaL40M3p+8+gZSSVk2xOdhciUK0nSLMkXlbz3xG9RnJFPE22WrMZ10d3spRZRmdi6W02xjxlkYvKoOCRlrRdY55KG1msUuesiS1R2uQI/b68KNYWmynjhlyTBjQgkrGGLD3tXltpeBa9c//MRzH33zBTIII43/d86JjORzzyA3Xo555ppvznnnnn8OuoAdPqUQiCByUY8kXJzI3zkrUlj66B6qZJDo/3wYeoUOi9kTWqmNyzJ4VdMG3Hgltzv8wXcvtmurPtZbl5Z3nWXqVysVT/CRZ/fGWJBsSQYcycEGrqWezu92WpYYi4fbWVO5/4bajwg/G7W+zn+J5tK+Te1lpC27vS3wDSlNpCmTudxHPB8xC09Jm9OqeBQmUOkqNO27n90Soz2kcEQzwdoKetg3Fx9pxisEc8nWdla8Dl0qWXObCrhoM5KBkdAm3jvbwlaSGSaVpjuA06B4xoQl7YEwJkSqmK8o9ZOsWKs5FFnW2eLksR4Z524jux5Sqlio6UURhj7p2J5gVZmFDaeB60IVehalmydSrIEb6VJUtJOXhnEqaz7RHhN/SKdCiU2Lg1qXGOdUrOBMrzgeNEwGwSKoQv0pSy80U/0S6C7B6CR6jeQRErcVOJfRkTmwyWEOMRKS6QQpTEncmCFB1S2eff8lYSz0U/hyeEOlfadDTRRUbrbTrejFr01jvKLfNmZG1vCOWpXamiShV5IzCWWMfzmgYpiUFvm5kEyRsQwhq2bF7SkMa8dEEih3khpufudStURik9wokPf4YXGJo09/9uOfFOVunvSspz3vic98Ukh2H6oHHz5UInzcQxKtO9Hr9InQA/mLM6uiWpUIVzMhfedKGLtOQ950F0lt7yhlYua55oSloaXmNRKV32ci+r8WKpKAkQHmrLZnxDv1pkwmS2N6nig/sGhLZNi0KGXKSK32XTGDCNwMLed2ndtUh1SfoYsMb2XIzojQia8cIB9lsyXmaes5tlpL0oSDsurBT5L/Fw2O79omt3F66TGOyRa2llWoRALmW1kDWR2R9EqgrnSkJ8NYpua3r5p1C34Cw+BOnBYX7mzVJ0zk4dS49ZydBI40xJFixeQmpFVWKmQ2KaQPFUikZkbJmG7S3mgy2saL+giOoyTmu+ZXnJTRxHvDYxNmoBRGl8FScF9Rogbpp1IrXVZniQLWjybDvciSzbcc1drcLtuTa8GkOdWqDm46BkodxY+ydQnMR0EbFr5t1IRnO+pp4uqbmsl1SrPyIiRfuJ5GuSy7Xw3fZqI60W0FEqeDlSRoOnOZ8EImhy3FSdCiOMYS5sZ5wSIvSTDlLffirIgkVEu6pgLWpyEFMWgK/5jECIM24qzkH+tshOLqU5/HOW</text:p>
      <text:p text:style-name="Standard">5yk+PP5BIK4xjLeMY0nvG9FlKPh+BjRCXiAopad9Aa59O/ms1lkz4V4K5UdmKThNnZ0kjUChsNOM90mRKXwuQRzvK9X6KXnHb6X6ZWKVzOxev2zmKvOE6yNIm6SQZNI0h99dYlXoxUCKWWxAS+FZwVM0+dCdMkYgKNTBJ0MqqsOSxmlZcqYkvgajpcPac2sVNr+uje8FhCqiXHhlLanzXtSMibOZDD4VJsWryLVuF5tGZJjUyA5xzd5q3VLFDskqYjKinxPPgoBbPZnJo4Te18M72xkWGSBngqSz+zZYWVi8EghZeU5ZaOsKkYZP+EFam2VYmK1EPPhINU2zV9OJzCHY348tiuGkbL1W/i9VWeea4lPdNe2JzpK99yEzda8WmRYk15LtWwhtL6Yz36dR7nlSm0mBZtYIrYDAODwF2Dt4w9sTOiiLge5phsjBgzoAth5RVp+UVav2sh1GCtNZnKiclcLVd5jEjuLOFLXXnrk9t+a2oGqreuRO2yvUJptO0YZ3hknulVO85X55issojkInjUaZ/7DMKd+uHP4yoXICFrfetc77rXGcTPHX9I7CWiXIqC/PXQ9YqDHmsqziCO5bqeJrps8/dxQwPW5hAL28TCeI+CNdGKAcW5nRlw2VJ1FD7unaxKPblc0mX/m4yFfIHObWSoZurwdymy0UtsIhdjFj1n12+QfXuw0j84HqfZscFhpXV6mdga68iUKowFTOK3zeCMhfm6VqoXuT6csEdVick5C9Pt3VTw68YshorN6pOjCiUc1tztFim8lKC0u18bMN51jMzzMsWnLMJF2kyrIF1tFdUnN5k3gDZU71LGa1chcNGe6alJ1dvV815tqoqdTcjYM2/a4RRMZxELJVHeVH8/MjiL1DuDln/hRUKmYWuadXqSJRvVdhwexCuwcW52tV67cntzl16phCoEA3R2MkWxUSzxkjWYUlz9ZlncFFX6o37ptlpuU3eg4SdaIin4Zi3rF13BlVza/6Z6rpdvsKcZvOI+OxVbm0ZxtvF/hlE8uJJRtYVmqpZREgQnG/RqHaRoonVcGFY06kJht4UstYU1zZdMwhJAZJOC74NINRIPiMNO7PROKHIPLWY5aceHfeiHf6h2o/MQpqMiJIKH+YF2gKg5vpFfa7QepgRMiwU2FnEqyMUUFlFFp+Yzx2SBV/J4ksSEXUEWTLRoYaRl6ON/iUEz1IVokiJBzLNgL4hHvDRmHAFHGMRbBqYo6EJnCPdqH8dvUoZU/hdmfyUaNFUWB6ZxXERTcJNnL+c9wJNJx6hfVnhNikQXo9hfyaFRFoaLOlUb3qd/aESJbZdZzkJXW3U+Z7VUT/8ieDA1K0lhNNIjWmUUHb93WJhEGOI3MOOBSN/FhQnGWOemedXHJ59Ei4eBHXYGfsryP8zxaW2mVfcFU3fzXBYIgs7YjwnXgECHK9mhJmOUWtsGK9FRXFFzkoNSjj2yVUBEGToIYhxjczNlUc5kPkm2aGPVZmTzO0M0edrnEguoN2z2dh0yNkj1I4SkMFCYHn6DflfxLrcEc+9DZvfiJd5GXkc1QDsJKjhUUkG5LjaFQJ4UidanaDvFcxZTbDMTYt5iTP2Ff2v2g3w2edL1Pgc0Nv0ylBMIKqNhTVC5VBo3dHU1lZD3fz+lcJsIVhA0Sai2bSQWCH7QTvdxh/gBOfz/oYiZqZmbyZkL0gKfCZqh+ZnpsA/pYJrpMAnqoA4y0AQykAZZxl3qV31JiYnS9x0iGBMV9nOxQkf1tm6V9Yg8RIX5wzvo93YY2FVCSUQvdGAxxHTE9iPF8ya9lnBL4lqaVW1Vkz7eF3jmgiltwRrzZZZlYynssoUc6WYuNXzv6Jx9xhQ3Jp68ohS4lWTdlSxOFXcH1hdglTPC1Tvkg0epRX7seEhKSEfl8mDtqFoHhFWDRkOqRBovlTCVp1LTszuGMTSMyIkqYx7U1kDkpF+ceGCTwjFr1C3CpmYxRSWMiRcWWWf9GBMgiFzTIZTfF47Zp6GhV2E7KklGqYCABEBX/wkZqVdNvoEnjAJ5DUd7xbJsO/M89AkdQOdM8QJByBh8xwac1MN7hwVrJ6qhrKZDHJVSanZuZARdTGqcOuNQyXdKEmNRWyknQVdxkXeUbngbRaRrnDGY8rI/7EJyUpWhdvZoy/FMc1ol9feTyCEUc/NyK+SVxAJzSUJliNKolbI0cFh3uLZfGjqOttigd9RYbLJwF5Zw3rQ24Glb+7M0lchCloqUcseDa3p5+KYnEARwXFo/wVMZUIdi7KRi/wEgKOI4nUmsxWqsfCgGe9ACM6CsopkOLfCspJkOX1AMqqkOrbmCwvkxRrVDpWp+ocY73rFYgddZwBlFMXqg8AY3IP/0lyJJXk6CNBj4ihypoltmQw8kYr2ZKaM6n8h3TRBoRHlGRohabwWbcaHkZufyX9Q1W1w0PmQIsUYaNXoXRA3EkFyoMmRDa9wahgkHR3jmeXSyoIQKRNnpP2tlbltpgU/5ZXV3KzYIEw9KadgnoH06VHFCTkpmjP7SiLxEnDhlYKSWPFbkf75zM496Mj6Cl86lST15JRYGPzObTZrns+MneBcnjBGmp8bHqDTnfqDxcySFle7DP4CiQSDLIwUULlLRKh1zHkq0mGpUgi6BVdWnlHZToTxIooQZs7z5YWIrLojFKF7KVM30OxklHUnJaVVJeIlZiY3Hp+TEPExUZ8L/pHqFUok8dGOX+GuMiZYTajy9Rhp296fCZrZ/qnlW2IAPtWzWVrdT9ix9u32a9Hw2FXuS2IMzU7BOSlmMJYBYhYBr6nt5UY5r9DBF5HE0A3g2gTYGu5GQBS7NNEcRiakg0z292DVYRaOrlKdPmEwZ8x6NEHX0IR9Vtx9XByDHqr7ry74IJQMy8AXv+76t+b5pIAM+4Jr3e78u4gNnYFvSV3RUki4g5EfKFYtfkmctCZW96YO9gTUASWR8RikfN2hPRDfrWbbEu2bT1WttET4JCT0OfJEc2TaG5ZYMqmSLBRdH5F1JsnhOl2Afdb23YryC1zxRizLR8V8lh7MzlLqj/8IkSSh7I4dToII3Ecl96yl8X2q4oEVc7HGNgrcjzatZvEROund3kXVUfrKQq4IrHaU+rDZIJRw8DMRHLtidgRpacacbc+VBYqhB76aotNoTOmNsLfcqlvulcRyNRsE//eqpSbtt3feQGXMefWGDkFoqjGIoPXVbkmahIOSgIxx37LcusWWU3HqrD9VAuEd6fiNvPEgyeamT+nqFg5G5OiSBI5iPzhnKBwi052I3QYIYH+NYR7plGEi3l0yvDpMuVllAagUWHaRWSueRcxJYnfajgmqL/KMY4RiULQWLFvlyHSqrXStMemoaFRaVieUs39k3+NnN90aO9dK1JvkpUv/yZkWbwtYJd5oLUsf4LH1JXv6qTYAEmKcHfwWnyg02foXGkR5mVepkYnVIdf0xOSeyH+3L0A3t0JvjFWcQBxIdBxXdT6lDIvdwDo7jH4yADw89IeE0exA6yFaEKKdmxGJ6rlxKeuyWk3JmlLa3pBvMgdh2myv0N87TGjH7g2chZasITQHKihvEkmOGuF75Sd1ptLw4fLWRc6prVZZYgaRUiqa6LqmlR1W8vDx5wW+rQ6hay2+KqFiIsLOIK2FDrzcIyDbTu35hJEWNpcEYZwumSRIDK9oIlhQjTPDlptTTS/NIw8jVd5f8g3jpFtXjgFSoNlr4adjYmEDqSHFncIf/xp9cOiZufXKExs+OWns9qjBuG00KBlyPGKBsq2pmlG8KJ8uMZrZii1NhLInew8UVuWmUcYsKeEpVxlAvUYGnHMeq3cuNBn3wqUvNB28bVnFYzT0JIzzL7cGPvYDyaBbbxEbfd23xJZGvLcN2bMRs7c/L1XJCE8QNszR+xVf4mlnUtKCuusiRVnBXmpJ2NqpFoir1l4ExMYFtbDAAR3HjCo9nO93H1Zw5kiokJXFzlD2EPcqOShbvEQ/jmzh32NFWl3UgbeEXjuEM0rD+dNEXjTo/NjmSkOEPInibxsHzRWBuYz7IphEJKxx+cz63tYq81uJ/ZlNRkh6O1VPGpktq/8OC4pVtuulQkZTiJQNVMjl7w/to0cN2mEbcYVioxmOKjUk1FMkqs0mGZdIwW7mD7yaP24vW8qgjUtPXtHdXg1LkjOyx89aY1uIyuPV3Inyob9y12olN3km7iXqyvyyy1nFIp2UsF5yBxUVKn5JICYiSx/M1EwN7k4J6Qs0z0Ixq79xdUXnXWXTcm9VpO+xfvyubEZTOL8c3+VlE6ryxmsZZ0eZ6FnbaqWTEfdQofaadonKrdzK9cINaMJVrCzOBdDOFQKlTGDvLqmXWpQ2H0s3UTHg0r9J2Pr23/9OwpGqv3ceBkXeORdQk6DJ53OXTO0JuE0Xry4412uEcC0suav+2Rr7ElwNr2hPIyQWoc4i8Rn07r965ub5ciay3zFYEeRW5rmeWkqrhXC0sibzVwlpOuWoFqemc7nQl3eYBmSfmqyv2H5NT8f4x4hmv8RfOT09hIh+SD5Kg0PyRiBtfIBMrSqL2NHKxjDI5oumFtONUnkdmZX+VVwsX4Jz81kj6EraByfs4vJ/WuojXi6jqQfMJyN+7hmpqPVcpUYp+xegy1700E/VmwPzs7nNG7oQCmIk2cE8yKNx0kKTo1aDEe99ZkJd34MX52MuuKbUU7Vjzf1WtkruBzO/Iqt3aErJzibcZovPuPc6S1JiOuK57kncfkECqjNdOwFpEqADWdhH/Fhz4OmyKGxjEDNkvwZcg14KGP2EC1KDScoGtDVb7akNzRStcOGaF6jBtKl2DluCeeKjaqUO618OXhd2p5FuJq0oSatYEO3CxpG3qdyZWAm5d1EUFNHBZVH6rPBodu13DeEZEJyyLDyYun5a+IrM2Kl8ME2vXDjLEeWALbNiDXEmqCEgz5yQ31cpNY5i18cEX2VWV9XL7yqCSopLlB6lg/qQSFEcA0aWevDjyBh6UJ69LwoIGCcrjo7BgnIUMIxLkE4dPl4gdFQ6EiFGjRogTu5CUyPCkwogDBSZkOTHjTIoNG27EWDLhPz/xzv0EOijQuXxEiQ7KxyjfoHv5/j2F/xpV6lSqVa1exZpV61auXb1+BRtW7FiyZc2eNTuSZsZ6bevheyuJS9N8SxlJQptXb1mHFR0mrMdRreCFEV/CrOiy4EWYID8+TLnR5ETEi186LvhyJEOFCf0K7qy2IeKBGVk6RLhy4OKUjUmHhNm6cka/qBHPhN05IeOImTVyzHnxN0iZJ4V3pFzQ5WrbCDHvFrzRMcGKFJmvNh3ds03NsbuHxF1YN3CKlXOuPkwSZ0jWKykDh6k8Ju2LtXHXN80Zpe6QqUEyNww7/v4LyTiLYqOot5fqW4wkA7szLkH9IPssp5Qycwy5CHFDDTjJwIttQun6usixDUmSjzf1QoSppf/T2OuMttFiW+6hw0zbbyXXWBPpJQ9HEo+4+yDycTQde3uMOvUSSyzG33YDEiXVHluIsocyoynJ/HC8bEHqMkSQpsJmXCuz+HIzrLctTXIxQs9K2y3Gx2irMUnzGDuottIOyw0h/sqLj8Pf1qKOM502s21D7fC0ETGVgDT0Ms8sGhRDiZBDDjASzfQoMBabTAkzHd0zCNQKRTquRZmATJNEh1LMTdMS++SzxkyDc1C4AgXsDkkjoczpO5f62nVT6jzyLFPKDNtPtJlGhfMxM73bL7A6b/JOUzhBImxFDg28MNTZQlwJWbWIVPbFLF9MFkTNmH3sn3h8GqpeoIrCVyn/ppQ6Zy9//wU4YIEHJrhgg/11VqN6ZoLrnrbkqouRpuo5uGK0GvKTtmxHY67BdUtTrtYb53zII4+8nJHkOE8rk8NoT7P2r5gmdQ0/XLdM70uH2pwuy4pGfPQxxUr1OFKdw5y55CM91JLmCiuFLGovX4YPVJ1bTda6OIvUVD4AmyPyNrFX3XpJZb0ELU6vk3RvTeBOlJFGR4udNDWZ5Qt2OJ10PddqbpHVyUPgnCvw3DVbYyy0xGW6kkqXdFW10JhpPs09Hx+KOeZyJ0v65DpBcpHmD6eWcyX4Zh0NyYW4DRpWhD5EciO+Nc4uv9ULhU3rWTUFj2kTHQO9XBZtxFO1/7cjJ9LEOPNUcOhclUYSTT59exVy3v/KE2Rwq6RPNsXW0xZmOzHSkb9nFTSswEARfJT2kghVUfb9hGZfp78AvXTAHcsn3M+dX8MUmsrTsie96VINOZ6vIiee7ejMRNSTkGsQZDp4cY9NIqnbynzkIvQUjjd22sx0IJMuCHUENCgi1p/6E5+RrUVkcmuX1iRVnYrwSXVG+h14qiUzH8FpSrpJDojwFiQbdexo62MMT3wCFKAMBV9EidhS6mIxKlbRilfEolXSpzUiUW9mAtMfxsZ0QnmQhYD1iANc3lIPLuDjHpKQ4iAYQbEs1vEqiYsM2ELHNPxtkT+lYt/0ZkYq4v/MR1IHdBP+JmUmS6XMgB5j1ZVsZyR4BYsxVdLSb7BlxP9x6H9bU4mLeIM2lDioPe+5iaX6dyb5yc42FFpb31ZEqVei7n7pS1/Z5oa5V/WSXe9qHCVf07WqXc+HUBoTbPziuc4gpCaUSlwOT5e/lD0ol4jSWC8tdaioLdJCoSwijGr0vQX9LG2gC1mbZqmqMgUHNnsa3vx8p6kfKq+Dtkkl5K7zPsp4KiYGyiGcADetkuWPl+uJXcmwWRIDMQaBOQoitFyDyWLFzEV4yx2qbqIjrQ2NlQeaHSZZIx/+zWdcQAMXAlnUPNjgaIU5ISm3mMPDYfHzWTbJHY7EpCYvfdD/izSEVNRC1rMNRrBUHHTNsIbVqVN9ZljbbJTODDSj2ohGg1la1vs2RycQOep1OsSg0Pj4PzCpzoD6udGvlHWckhbzWdrbaIaCmDX1EQ40THKo1DCW1BYB83qyeiU2l0Sg53DPdPy8n4WiM6jC2QlCULqICY8TwY7yJBCNsNdQziFHziYFKUlZih1FO1rSlrYr8smKRv4BETAiBCtZI8sqF4bGh7UlH1zIxz30RUfTitZxjeWP6ZjT0Jrc51yost/59lpXGHWTT7kZHP1Euckuge5TtkvftroDMmnBL1KnbJeChApIncEqP1qz0lTDBifDqWe55IJOISf0GVEGlzMK/yKpMqsnNvKFsC99S019toZULkZGcM48L35WJRz4yGeAexVN297LMgdhrknoVBKMWoKy6kmJdihp5XZalbkCsVR1Dl2PCKPHy1QmE4hJOxHlfta6M/mHPZIajSYZdbu/pRBoBT1dbdoVPv3670LC5Sd5/sKnRNZHeQpkcExvHOD3VVlmNbISC1v0SKZNCnbrHGwXYSQhnMxSQsQFlgHxC9gzr5JHJlkZp4RXqy2PaVbTqY4QbWg+GxmJpCQR6DqN60q5HSnHH6JQCq/cuPCtUlYoCtAn9zMiG+smOzPtHe54FCKT2NU8Z04ep785QtOxxk978kiLjdjgL9tyuCm7Vf9yxYfn+RnzbuGJNM4Q6NFIQ3ZUZGqmX5Y1rcehcI+xMWFY2ae7uLKTkeFqD5cuKa8lMvEcTjRKXfIxDykyorffBne4r5i715axjAKr4bmtQtLYgu0tfHgLF+ohF0nQBSlzFHcWIc2ZbdkmfuCkVgO3KJ5ne3CIZtMbYg8pswaeRpGi7uEIydbNlR1Lg3f6n+vCacLHATaGoxolUqFjJYICCoFq6qgvWzlPuy14MAVNU6cdlXKjUk6E09mn8/iM3GAi26QFHvhFqxa69SxTfdHDMRK5F1xvbXRGJyeXYBuY40VTlcXQBXTeahel/gwdS8RrL2S9LKnUeIswl3wgHkf/pCfd3DxqmD7zZp45ziPS88mGe6nRv77oS/ZaWujK38mamzguqeRAIwsv6QKD0Rti9Ybkm5BCC0PGUnJYV7DzJWsYBCwRjgdnYiq2aSpJXiznrzqUbmyQ19ZQm54ViEDNpskdOKd8gvSliSJWzIuZrbNiUjKXfPNz/UYsMBUpgJqJOKH191UMcgxtpSr2zky5ZWiLObLouiDvyocTk0G/UcMtfZMWNNRmBhfP2Eld4PfqUsCUOoBrL2X30Ges2+y6L9/L2trNNea/km7EIxQn1uqJayPAQBiEn3giKYqYexiEfHPAB4TAs7AVmxgRdeKD1voHt4uWBmu3/okDt1ij/7fQtt2KQCoqqAJqDWEjryQBkq9iFuMyKV+xGR6iOqOZjifRG+7KuuwxFtFjqA8ijLJzpeRoGU27JiKKPPabkrLyr/doDOH5v8AQpce6pNegup8CqVORFVLRPGiKlQB0DiZRqtJBoiSTkvaTLE2SmpwqLvtRm++QpMEgGwlRMbYZKbBJwa8pJ/BjuDXhuLARs1A7phdEFLXxqfBqDbzRKTcUOBxitD+Bl6yCqlPjmtZzEwOascMgnRxBFtZJnMvZq+FioZOTwxUCFH+KJS/kJuIgJKWRMh3CFIoSF04qH+YCKD77OkJ0JeXDNEIzqpzBvJQYHJH6n+3LQZqiOEY8KP+OCY2uSpFazB8jqikanDk/dC/AGbQuU6HRIa9nuh2/AB5eOhTQw8MlGSnc0B1oqjwUo5T0WLE9uxte8pPa2LPQGaYFmhtzJJmYa6xnihPTkKli4ZxqMpFU+0cHkS8YwsMfU5FL3DvL8CSDDBeYOjrfgBxTYzKcOxCMgjAgY6xLSyxx4ZTJ2DzL8gNr06wE5BcGTIoSdMmXhMmpSLQNg6WK2wl/CZE6kbCc4AoagYozgjd5gAt644J66zbeEseG+MkqsTOD8YyveJ+wKLMLI6ujUseVwaMfOhNBYqzms7Os0w6UAZpS8g4Boxy6erzT+yHgk8ESy8fo4jEYwSsYqy//GrqnGPmRbOISTDMUANQpZ1GVeRI5l7up+3qRZ/IjSymXdFNI3sm5mekjlfCfLAuzjsGltzO+LZPCfDy6G2OoOpG+IQNHK5sZ+To2riKMvnSwnanF1XwyKmmkH2kcgcIk+DAw5lssECkT8pAsNZswtsuPcRFEbQGXB9oaZ8KdxySQKsQUMitEj1yeiSK8CguZzjyZyJozKfEzpTum8AozjNJACuonUUuOqjEiCVlN+ZHLfvtH20Sbp6pGEPM+jOy4/DsQSWowyGK2OrszqqxAJ3m99jG5PBvPrzI1sbNHu1kqxRHNrKy/ExSdO0k3OrQ4UKO+UGsQO9nMXCq/zym1/w5VqA8rwmhEK+BhPaFTqVvDlutMOOS8Q47aMkpjEs7MUBn6ICm8ID+Lm1BjUTELx8OznldasvgzrC35p+d4sMSLllvpMi+hNswiwJ8wQEboLG0DLaeIySzVUgdsJWKrMp16iX+hEr6ztCrpiuyACtmirRCsB7pICgbEB6gooACR07xTt4Fxr54cjbC4xl1qzd0bHfILxw0CUrSymZJLm8SSRfIYRvQjICMls8DKrgP6IMkMJ/ZKMxEjTUR5LFjRTHyKGnsEQlsZvzmTMfz7KWHaveDgzXRiKIRTE37rkIB8zdHMvzbMSlTDwRBpFcGyzfiblmNEEvRwr4willDUqP/PWJuyhLMsySutehbo+KjNFI+vxKCIvBKmqRrG2cvmupDsGMU/WrHxTD9VEtJQG79kFDKwCw+MAjzrYsxmxDG9Ex0K1cdMgs3Aq7E+88o7HNbPpBsYTZhmFCa2mcaXip9y6hQL2cW9OUyByxlLfY+ZQhQfOiYvktY+kjlNdZX3CM78/C1Hmkac2oxFEbQ+7U0hm6o8k8VpDEdYabLicDQly01J+ctYC5ybtcgjucecgRsY2iQ7ZTBlVNbzGjCLUMH0WtgxrFbqeQ79apXx+z9SkSCwGbqMKtn0O7GF2tFwEjikhbz9OiQXe88tczqG+1L76Y4ccz9tujUlQskDzDb/oqBSKpWiLcXbvC2tqKEKGgpEhcBJAgGMOrVMVgs1UDoNOW2ZeuiHtoCLfIiLuThK8EySqGCkmXBKR/zHd2LNgQgLvSrC/0xFT0K2zRnHvxsrAdmpwIRFgfRWP52bX</text:p>
      <text:p text:style-name="Standard">nnEsEGU+dGxPROhB0FIzzwioAkgS128s9Q9CpwSlHhaOaEf5DTSfos0uVvd9MqNch0vv1tXe+qlPCGy3FGU4z0Poukl8VtEpSGyaprTM8mjcCy6uUEqDj2kIQy4zSy467XKQ5u4al1P4rlfT80jpPsqItrQUtQ/QIw0bY3dmTLN6tKjRPW4v9PRhMGNnomS5oQxjDPO/IgWmUOoJdnc/srY/4xC31kCzvnwL8dMlL0CxTNJVZdCzG812ZrxknaxrgUNFJxiXmC6qK7yH9PNy0eqSgDUHMIKy8jCqdr0qF+bTe/rsdD7LaZVH8YZMqLdkaRRRnZxvjG0SWDE4K6Jr6jrRr9rDT7EGUfrOq66Q9ps3qiqOuljMKHbJyfUYtbLSMoByGwF4X5b4QwhleMTErIEDZRzuCocLkEBO8jcIjFpODt5Pyur1hd8yniAUs2K0gSsi6bgF7215Eu2Ig2pCky1KZw02KjgiKfIT/SkEEediDR1t7aAN9tqUzgCrUFYGAnaK6hQGcAtmEgjkLZVQdYCi+G0L5IDRCqW0fy6TJ7lQ/96xBaSKjyvDUjUk62/KDPA86sSU0wUOhQ7ozPeqT3sTJ2fepnoxLLri+ZcMrTo2qfrOjxGOr2Ku9qvc6ZShVd4GqL+oUr6KrQn7MIvFsR4vcx21aBdrakupTNXLVXXc2BO3VcFlSRfRtr7WEyICw/mamPbHJFho77i0s4tDpMs60tqiuJXDKKZ9UPZ+JSpA1imnKkD4z37cj33TCX9JJRTjBU6U778Gs8pCZLsTLZubKBKY7K58aeNSbZ927D387CuYr0aZDJHhLufkbnTiSAYDVfa3R6bcmoj3LQUNKu/akbUbQ/2RNnnAZ+clLiqVch94kcICb0ZAiuavL/vBU3/C4ngtOq7+TKhfHrhCguosLFHHq4Qj+JV/OVX+ezSYQLZdGUg6+yQzXXiySnhVkEWreQU4ILCRQWTiSostRExrj002YTmJuFQQkkrYcxWWnJenYFbKW2iubULpGAKLMXk2JbtgMGSOKAKAELUiEALjbxTy+0k/A1On7vAp1BTgxjKeNO2e0MjKnERqeAbwhlurliYruhDEpVHRr1Az+UKaITu3vlXPgzVyEnPV0HCzvWgqp1C+RIkGdul091Jw6LcjJq/x7sy8B1QxjHgvCM//GEdCForWdpq2uUq7ADtqrwdmitrgqprr1Vmrh7N0XzncPSnuClWkt5NucszNq6Z/48eMjyWVbnJIfgyIOY5yx47ZJWhOgknnQMaNYq+ukyTFtajVO89aWqG5/uFDifLwiq0QjG7HZ5B4k+yzSVFLBN+5nl8TFxKUUg81v/MV/JJFV9kFDJxYq3ck+780YPG7IwrKHkdYsPr18DyNZfZxL6iD0hJtexAIR96q97pQvSCxBV9kgG2Y9Szux5WZPWuPMOTO41au/P2p0qbcEz6UTfEqSheWXqyHSvLNfH11qeyYSVjnEMfZHQKbifkqusjnCpLutx08qylkHWRNrR1qe/BWHraqLBVNCT91gJSYm5FoYbqlaeG5mO8RS9DnBNO9Ymj1PI5DEuHVq1SHzRhCP958QNIhmTOslulAC0qne1nh3a02BKqcOyvVDK0WGyDqIqBu8ME0ZsiQeX+eYsPlLeirIfcelNYDk6VkgqzyVfpLqMP7Emp+oforgq5/ocu8IoV+mkIsjhLE2vjiTbXk0u5hgxONfU8AynjFeFHtdEFDh3qTDGt44yesr+c3WbPdKXaJN3otKD6apSxlpnm3B4eL9nxUtusbJOlLd7uBaXCa3NaXWm0U8i7jk518rmD9OLdEcYeC993mZ+4jmOyi6dEIRBLaXNN7Z6/NY+R73kLgzqaPa7IdldAMdJx3DSQTbXtWh9CmiHrwpWtDG4WgXMkPayXyt3Y7aUqXE2ix17/oNWP5bXriAJJgI0hT4pYcexilgaa/qawDfntrwpo/QoWwIbGqP8aZHNjpz+9GlzorALn+iufIDqvxH5CrpbpKP5D38TGF1H4DqOZmlKe0zasHqlLQ7bH6DJMTIND42j5BG2pDHN3wAsPD8cfQhV1OvbT91L9pg/bnuKh+U5O3F86wEK+dtUVCS+/HQafXGHboT1cKwm56wFXpHGSm83jFQEm84zHXstoTRuvCFND3Y6HQDhJZEfAbGttbYv29nf/rzih2+Yrs20JbG+7m5yKFMGK5SKJcG8OgIjDp149fJII5ruXL9+gfIzwyeMjr17ELhTl/cuYUV6cLnHkqWNh/2AkyZImT4Jo8Q+jxpYuNVqMyFFinJcu5cmLyeffR5s+V36MiVPnxIoSaRal2AXnx6YScT6N+fGiQI8yKUr0yKfL0Y5XccrEiZWoVaY5+XwEmxPsUqhgm7atmvbsTIEciy7dajcn1rduL+a0mxbtULgym848DLZeTMZp97K9q9NpVaWEy3JlSnhq0ahos1ruKJEiZ6lnDavNGrYtXtIykZYdCphv0sCf0wrt6Dpi0MenQdPuiBuw47u0Ry+W/FR3ZNpCLzYWW3T62okxrycfClWwWd6EbUu2u5Ui+Yq8j+99WtH1x/FqBQqv+9Q9ct5a27fVW5Szfq1h1/bln3pqAf8WFHR2TbZdY9fNNxRamR21X1ttkRddeRdFVZ5qEarFmndCZcaYauc5+FWJn0mn3XKmscZciZZxlBmCtZU311IaojZgXFZNOBh8VmlI21+d1eYefG6VBt1tW4kFpHnrQbliVqXhdptb9GWWWFe0KTXddX11yViJiHk3V2DWccZZaFF9RRyARNJFZHvVBVXXmG/uJqRXwA1Wm1sOeqXnZRye2ZtkieHFH3w0XcaWkq9ZKNON+/1GFFUo3lVnjYqJZyZic04VF2EDHmndU2JmR+lSiPWF2Ggy0rXbUVwZWOhiPC4pmp1rjQjnW0IlxxmBMn6XoaTIZYVilkjat5Mf8TT/Esg55wQyCLWDMIIttgspdM49jPwUrrjjkluuueeim66667LbrrvvjgsVVzZJtaNSuLEE76Ky+aSeobKZaiNhGl2YFEEFEYRPPfngsxAjDNVTp3EU3XTUCidhnHFJCfhwrl9gMSkryDautJO5tCYHW6bGMamZeKcFVyyviQUq3HIxqswerEwJmKB9BVfIX4hvGlldnJQy6teXa+3rllZEbRYhbFgFmhrM0dV3tHF3oRg1yE/GWOp0320N3Gt9VugaadFN6jR+XVnpJ2uA5bfXsiAGiFSKfW5pH6QozoUqclUtt6RmZ1Lnt3Z+ZncbhRJqNvTMgNVHptGIAWvW064q/yYdqpCyRWZZump35Jx321Ugl4WFVWuF0gHrpoqkE2hnqQ+SiVx5HjYnr7BnunafhaMH+5bjUBpa9Kq8ms4h3KRvijKJwfU+9Gx0WclcX8/POhebYRcfV3XL/9df0onfRblZpiuNs5bgfZeXreu3bJVogadKd1oXRV9fftE5TV4jK8xmPPSc0tluR0gB05O8RjenYQhWGKqIxIITO+pMiD308c5X9CMdHXXIc9Nhn+WW98DO+aZEZ5rVCfVTPwRtD2XL6hJwaGgcTVmnSUNKFuuyVDMT0eVf39ke6fT2tTplL27O6UuTaEghYCExbN8Rm4uoVy+91cQPgWjEtKYlrf9p5eMcYVyIGBfSEHihMY1qXCMb2+jGN5rrUza50ss69ZSNuEt8VLnPZQiXusThpzw5IRiNJvKZgtwDkQq5R0MYUQ/HqacLPrnYSDogAQpcMpOY3KQmMxkCSIxkBT6wyD8kmRFB1o5WppGUUlYyKYrlq1zzqZMP4sAfPvAJL1H5XQttVqf7ceh0SYtf36C2vuo8aEBGC2Du5sK3RcGlQYYS0V4uRSepKHNPTMOVwGqDzRQt75UzYZDdlMOze9UFQgoikU6u46MVVq1DDUrVj7hTwv88LkzedJl8UmSnrsivj+4D1coc9aZ4co5OiplVk3y0pCeq7mtdOhuTcGO6vMT/B0K0eqjU5LNRrh3mafH7EKuItMHCNc2HBbxeaNTSGacAa25xepDf4rZAvOBzPlaZFU1DWDC2kaaimILSn6y2lVfJazYYZdle0PaVKNpPoIeJZN/E9KAJuid6Bs0T9n5lue7wqWtfkR8MiyQZ18CmUUqB0RXpolEGjipTNxucSXWlF8Opx4VBIRtRBDgkHHJVP5u6V9YiVLDa8ZCimlMZZe5WSGGhlXlRLWTrvnfY1q1PfORLZqaGh8r/OY2HGlqVldqprBoBFH+buumpQsdU91GqStEEoj/Xds70lSlWktof13wGRZg55WfggY6k2IIp/SlTbS5NkF0jB7vWUq5P/+bcSTy0SK0uXitb2XIIQx6WLTiCN7ziHS95y4uuo0bEJuhEHM/qwhOTsQtBwzQaVbbGNPd0RzqEBJrC4qAwfCSyYQ6D2BHdY5OQGEALJuAGN9Dh4AdDOMLoaDA6KtCBkezhlPAd3+7i6rbCIaotK0FXjF5DER98xlhj8tqkxGnDD7auZ2IDqW0xFR/ClUlUlWkNbiPkH2qWeHGDw9V/8psbsZJWUf2sT/YM+isRYqpF2wFYq0x1OGmGJ61NvXKt1JO22vgyZDOdLvKsg0oMGq8qAQwyDeMDmz8WjrRGiRKichwh1zlnM4jq3uUSJyLn4C8+XM7r2DhlHCn/i2nG0/8cZAJ5w9cgMDa1WlzMWMOhtaboqkZbFjRvdjuCYnSn1QlejURtuS8r1c8unRGakiM8dJ6aZQA82xMZOzOv1S9A3FkldeYkITNNbp9QYs9xjMKcby7uxgdFmTKfFt2l1nbK3kvTypz5tac5V5vhtKdLC0WYRzn6UlEV9FHNtFEnydOfoRZdh7pEbczIdziQNl5Mjau589xuNZQWNR+XyeOPIqtTU+5qt6mMW+aUSsojIpuNUu09NI/JhyXGK/yC+9avCfQzOxX1UFXT8K0JrXO9pRvVQgueOtsuV4jrt/a+tjr1IWWvieF1kmVkqRj941lcvO4XxehzhiQE6PcwL9H/i270oyM9jpKZox3prJoRu8uKclVzgMTVzntpJFdoIc/BEAlgMzpEErjTWz1cUvZqjOQCZpAw29uODhNowQAr4ALUN/LZPoWqVKh6DIp4QuIC7k9Tqk03dU6Y8mPWMTaQXOF5OG6er0bZTHTbJcSNnStLP5VLmYkp5e3Wq5axl8hm0yWrFd3hwWTOP6Ji9HGA1Tf33UzitOtdJAPN+LVxjndL9Ka/xi5w6a2m5Ky5oK3IdL8cSltyf+qmBedUIRXjlkhC8fEeb7uqyaKXoxxkDAM3X3IOsoyVUmz697MKSI1b/IT+KZPXNo1jgFX8SraRuVLvHCvd38pNqOJ+mofk/8/W+tigUNB79Mf53VxvTEk/Rd9vJBXRxIY6YVqqSQfmyIuNhR8+qQmklZvLydWsjVN7gKBQbdZV8E4AQokqNZVqVBkDVeCHxFC7IQqwiQkTiZ+PQFFeRQdggRR67Q7/FBcHEZ8F2kxusN9F+U8k4Z7WCUbmqIk7DdwDPoYq5RZcRGD55IfV0IgEuQ81Fcu+KI8SMos6VdB9sE5FFRSlFJuchZi88UexkaC/KEcdbcdIYdrvrIgNDR+k0aCvAQi6bRo65VLZmNXquZZM/AO08EMXWUt2aYt3bct3JV0kSuIkUiIbbYlNqMzK2E9RrETZtYv6jMXHzB9m7Ux+ScR+0f8IQfCBQXABIgUdIygEDUqPTbCDAYhAALhdLkLYB4SA3PnAWmjEVinGsgTQWPRUT8QSubRgREzAD5gAAzyAYV2TzuDUT+mUzG3eM/XUTY0g7siVscVU94GZ9HXaV8lUcXwcAfJWUFVWSRVHkBAFFR5OrxUS6EUQmfCfCAEM4LiUVMVjnlncSmVhG04U4GCe/V1I5sDgpBWZf4QgGQ7a/tSN1ISIY/3I2eCJqPGf2Njfe2DQo8SI/uzK0ICYj1Uboinax5gGVNUKylSRjgDbui3XoohPAoqQIEmgYDEOZbQWAdnKBDlT0eyVai3IbBCXPxGV9GAHIGYZQQXXn4VgE63/2oukjEeqID3iYxki3MS8R6TMWZPxTC7124gom/MBSTa6VJVFklkgBXCMjqY5STMxC6MEpaLJ5C+xHqbBoKatGrIpCIgJj42An/xsYtX4YEjiVDW9CfxInLo1R99clPoUnBomBTFinEPRGbMdCg+dj/1gky+dCe/InMjdyY4IDL5oB2ElCvc4VVt+JTaqDnE8TmHpkV9MVJfF1FCqSOFx4NK0VgYSG2k5ISq1DNCAE1ZtFGry5Pwpi0AcYjx4Ec+B0c8tBNiBSyViZ3Zq53a6xFCuS5ysRDKmC+ykxbtYGWm0hHESRD903UFwgSSA3TlEDCeOSy3eoi7i5wf4gy++/0QVAYW4MFzJtEbdlcvKXAQEOCM09sNWAIAS4EAG5MEZaGBlUVrwhGCa8NnsCAkQigx6rQwS5lcLLQ9k2JumXc+xpCDt9IpncqaQIVB9EYpIalzvlMZ+dNTIWFrCfRCLsCB6ZNo8ckgJstfuaIlcgI9l3qTrfeQ4SSZ7zehmvtO22VcGJp9jKk5oGelQtpM+FpCXdcZEpqOBfuWHwE1mwpyNQobMuNqO1RDs/UiAaImAlFNqXN+m/OCkMFR7DVXehKWVPRyTxcZkQsdnERs7yY6X/JFPctpipVADBuIxktP6gYc6ZQkTEVpxWlkIfUqJJoixJGAb8lR7/Ycd6Qo3rf8OOY1QYgHmsQyU70zObCKNYmkcE2HIjqmQ5tVeq7mmkqocYoLqWBHeoiEKyfFMcD1ppKzX3cyS5mHa6GlW0MSh+PBdULqknp3H9oSQp1YmA7lZDloeRSnmYZGo3eBLAl4fTWxitfJWlhxQOEWNmp1gP0UUjjQgDtXcvlhbXuThiXAHpMlUje4biUgVnsyZsMoUTuQcdPYcdo1RGYkRLDIEd0rsxFIs0RWLulBKebiLam6Fed7bKWZEOQ4EQcSB1y2MQnBXPnBBdZBLLXZABeCnLn7AExzBCqTBS3iZJA1SuJApUICnKZmL1sRBM+IANJbsAeTABeAADAjBo7FoBsr/Dw1qzU5tZVvGxuQZisxNCeDwmcqx2rEFz4Dw3zfxm0B2mmJYaBLNyFgw5AYlmfahmaGYBnIQGZGiXuzllpNNWpY6TmR9zhqypR4iJoik5aGkFG+1HFKl0xF2WV2RxTqVKWWNo7UlCx8CLPzgVos0SgMCDFrChbX90G2RZ+9s6F0hSL/aifzYFxyK5KFBbWTJk1zEzSa21PyZUBwqjeNI3syh2nQY5fRpVFQuqZc4mY0yyJKuJPztFrL831nxExn+EPSSoZTxH4yUm57t7m/laVmep/MeGq7xlssJppodieo1j6/tmPNN3C8RJgVWUGc13jri1my04Z84JNf8y/AR/5ppxqGmQZPNJaCV3OgPnZlP9q2Nbmh24CPWzAhPORSEaNPe/aB7TEhTvqsodgjfbA2sROH4BmzEuVvXLKdaYmSRVe6uzCE7eWlZDJVkrSUIhp+bbEgZose3PZYCdRZNqpB64u8H7Yu0Dm4Wnsch9py0GHEjNkR8OkTFMnETOzEa2UdNpAthYsTOsguzOOe7lB1doSLQIAw+tKIkcAHYDULEfAa5oJ0IwGzMut3Myp0M9CfZ/ANaWF13lNJNEagyrs1FTAAGLEIoROMqNuiDugCOiVWFGq6vIqY1Bd+VbZwM55ak2sicqpAX7hlPHmzgvqS+RRqILlfvaWVDPZoEav+iWZXf1ZImnoqp/zgqoHgG6vWm/tlc3mSty8nyo8Bp/R4N+TTwDakpXkoqRBaQqLYIu1YuegnLt82Q3JxOZc6hkSogO3bUSbEpPbVpPm4l46Vw1BapTrYMxT3u2DgJAAEbslRqCm8zEK3Jbo7tVHVbHr6OX3wKWRIsweKklE1PPupUVSFmZJBvFzZI29ARfhVsmxSZtB3KVzohEC5nqIoi51EHugpQPXGPsKbqtQlX7CITjaGt+OnOl6YVO61ZGuad3AQpA6FWQ8/Zw2UrSAmLh9xYmRJj9T5ZUQ0g7LgJkiYb9g5cZ6mMjSnR2Y6UZ5BepOiHrqCVOgFUgPCwr7X/sOp1G35gzmXUIUbzJWZYKAd9XGRVs74Os7sdnrMuV2Qw7zgRCrUJ5r65pT+D9LydqHIkbLRg1yI27BhBbMQ+cV7r9V7/hICoy7u+l7sUi4hFHUZgddaVoyoezEEsjCQoBCw60lu0rAF0AC6ycdt9ACXw501ASXiKS1kBRSTl8bhcYVEQLTSiBRhvRj90zlkSKfNmyY0m5q60zOnwnWYpMGcdGU2GLesMI6n0GgU3mp4ZtarUqrce2X8IzodI5fMNZiJv7U2XFf2qE+JA0yjD4AQmipwsKqcNEYquH7wWj7c9yXV7oRa+Da9opDpHtDaJMEdRBlbGCUIJyUQq75Qp/9y40nNhFuKvEKtAFy4OrmAG2RePAG7w+Ldt3srpXE9yYsenLFWLvZNXDKqCA5uEoCsPj5pJsevpjUiD1w7pca5tpisx4fRC9SG9KeZCj2754ov2lO0UFlQxyWJ4MGkHyUegqGZk+VAF26quGGlVg8ysoZZvf+3NbNo36tlH89ESpikiI2D7qBDqfGgUzypIBXMP+isbJjBGPY8iN6eKUXU9DjlA0VmRZvebWOaPOa9urmXghjSEJ9TvJPnWbnVyYBqsmM13/wZoinl6kGjAmHh489PdVmVs83cWGmcUqg5MNcj1imysBclJBtfuIcchWld0GnFdJ0RDlBFfg3qo5/+1X2DsWYwYR+QRmpwxxtK0J8Zxp0UMPvhXKwLY1wHdIHAB4Uz2y142ZtOsKOEsC6sSKl1kLU0FPgg4H4ySPKAYTqAYfKVnRGRFHZzBGfRx0T4ARMTBGZTsI/HMKHUBF3SBDzR7s9uWneBeEMMpazkJQp6ql9Bl44milega9fxZk+jNdxO1wwXbeVAVBhG3D0rMW7cPQS6vb4TikkIlc8ZJQPX4brwYuSYfXamPjsXYTeEypJXUhLDJpiJ6SYEgbvdUW+Wvctq0cEojUrvhPgnLdTu4jsAIb7Mq/wFHztYqoywN8EhaEMkMzcNJX/W5lxYn5hHl5F2ZxsMMORJKcsf/dssFET71zpkVJtlMz+1ECnaIs+gkfAkXzd4AF0pJj7x1M4yl8CHbL1dp1JboZuTgCJJb9+dFuXHNM/sZ2UjtFgSdoXgTOA/RJIObFeVR3jzSMHk+VAqXhteOuTGCT66GFLF6KaP1jf9oVbmmeYrCDF951VGP94b+WDiGz2cBkWvimQwRVPaBjni8rXlTVfleqcDr+aEdquoCz604l5kt01JBxuOmFgpflDBd6TuXqEEhs42jZp2LX7JtXkclGTuVZzxA53Ut4nSOUcpyl6hb//VzZ2iwusuALLsoE6qXOliEp3j+g3oOxMgytsoOWD7AkhSLSxqvca9HmBuvABx3/6ehQXsw5sUjodhHjBJA1OPTRV69gvj4/PsnTx4ffHEURoxoUF6cenHk9Ysz4QcOBg/i8ImjsWFFPgwvnuSzsl9JhiUNEjwpr4tKlwVfhsQYpybDLiFfVqQJ9CZOnwYxMjzJ82RMkSIJ+mSo06ZLjPWiYuyJ8SRBnjppmqSKU6vRnwW7IH2Zdu3ToDQNUsQaly1bt17DXn3ZNKpYmURzNn2LlK3WnTRnquRJdqtbrEqF7j069Glfu1pnElQ7tKLMnijJ4uyqWCTnqg2TGhyoVjBkk6Jhxy2pVfZSoWdnK00aEjfoga/DopZ8lS3jt0I3TzXKk+LL5oZBv54JE3FS3f+dc/rcWfp288nauT9NWjw4Ttadoa927ZX7T/GQwS6erlloV6r3fzu3i5h/TKCPGzprvOiMQguorijSS62aDqOOPu6q488l1cizzausDMxLQ9704gqu0A7zLDwOg+oLK8Gcogysqnhr7rPFcurpPRTrIysxGYvDD6gOy0ONPA3PUq0zIbdCS0iwGCxRL7w+884zAjk7cLIjJRxrO/YYtLA0+awr6a4FZfuO</text:p>
      <text:p text:style-name="Standard">t+so+zDFGqFK7MMAXXTOqJioC+s9LtdkCrDmiEzwtsMoErCrEktyD0kyBaPvr+/U+042vaYr0L8CzYvUqvc+NOw09WTyEjnsKqNLNtmCLHA8wQYSz9T/+ASdUrgFGbWM1IL+8SOQRs6pNZBzbh2EEV0HyWfXfM65p1eJiC3W2GORTVbZZZlt1tlnoY1W2mmprdbaYotLSFqTTLRWrDSnTehUbYn91DyL4sCnHi7qweceSfLJh1eBSmKWHQM6CACdffnt199/9/2AEgNW8KHYpUqdytjk4giJj3aDOi03ho6tyT55fJgAA49Awie7GKdDKuTewBTqK0ejSlgvlOpyUcG/pkOQv9TWQs3UvkIE6kEb2ZPStx4zdVHIiNmSS9SiAT0O0g9f/Qu3yuDjbK6aY4IzZilFTm+vAaXSqaepU4X0vqDU6vNVwUL07jceTczNvbOKhOxp/9pqxs5uysg7K2EiD9SbPTa1cwlp+jzEWbKqAw2USNiMXCvFEZncrLTKMLOZ6QDlNnrqxuUe70ikpfLRyx2zY+4mt4IrzdXtwOq8UcteDiq+29oTTkrQ1/zRdE2DyzZJutsaC0TOSO6MVJ3VFJJC4F7MTCkZZxddt1MxTHnlmk8eaLf3smTKuNn60l7J4SvvkauUI/Xw2/8CTWq61j9TLlMPp54Ja7un3m4q9eZrPbDCElc5D1lngAGyDV+gY5TWTG9UYpkelERmu9+F7TCnkgpFthSVBWkKeKchDreUcz7SYM5y9uvUpkJHKay4zzp4Ah8La7cXvICtQK/zTnC+kv8f60HmOTiZG3poF7XIHAdnzpsMpYZYNzmdbmnhg42foneWf8RDVriqla3OASwtxosRXBzEtcAYRjGOkYxlNOMZr7U/iERrUouxFpxmQ63yRGVhkYqLQOrRLknkMR9cuEe87sEIScjjHwSxF74qADBFKvIDTyBYGrC1G7SAxyWJ4YgJMvCAF2BgCib4iA9OYoVN4gAHJsBBBhIgA2N1YZMU6OQpEwCBHywikyPhAwCUcEoX8IYPPnhBDFxpgl9QAJU2AdACbfKnx3CncEubSW3KYynWKUdwi1Ki12SGsKn0BTSGy9G3AEif5yCtS5M8ok/GZToA5U9+DtQUblizHxn/uhA0SzJZpi73QTvWsJyAadJnUlYXxUVGQE7M23mC5kOCqoZ+k2FUmc4HTeUtDZoNcqfegDPEAwFvf+jMYd8e1Z6yOW4t5dzclgLkIWRitEwoBc5hvIbB43SJMBNVTqPMVU+QieZFQ8oL93JqREyRDmlDCw6oNHXA0ORnd6py1Ol2IijUVVBC1gRSoNxiTHQOsWcmK2lHdQqgsUW1LcYLTY9edZ5uCsk2liNbxLpUKPa5x4eLG43txNOTUOFGr82sG/32ajPWlSqqS+HmAPm6QA7GjVvNOaET9deaulTGPrYhCkbtWhbEWQ9CDMoKzHAWlfhdynt3WyBGW6MY9LAI/4gnGo4P7Xcbk6luT5lxn5zGtlXXrUmso3vL4CLIzT5l7aCRMuF9DmWobNZHRtTJoQFb1DinKKhAlmGoeswlzeINriwqTWGWKBaPeFzRirXi1a5+1ate5QON7XXve+EbX/mm8U/bqtw/ROItHwIlXDoil0TMFZeHtGtde4SXvH5FL4MwqxoGEEEiFxlhfn3AHwQzGLGQ98DZ0k2Wi2BAFmwQABN48gFc4IMVPHCBEa/YBAoQQB4aZpF6HCDFv+jkiimAhY2F4gH9yCMBbDCFDOyyIVbIwQUC0MkbU0AI1CSMGgWU0YiqUVXWwctYUKdXyzUVMtiFqttq5Ck3ubaBGP+K009vEjTyhMmnoZOQmyQzGn/WNM0Q8mkFMWOdtamkSOQR4J/KAxWWfW5RV56TTnmoKboQhXul2eDP/LzN6OTHgT2N0VdhxjXvYYo67cHmmFoIZUdLZpuhdpP6uldCLkeGz5cdz4ooyWr+0FWvjcpgbSqUHQ3qFakknUyfZ2tAOJeVaj7dDOlQF7icnhpuCcKn8AT7W5Y5VLdv8RkApbLckZaOpIUzaq3HkqTJuslVo5sRV2/WJb/59JtTJmlx/CMzeL7V15viEQlXNSm8+ogqwI1YhFJnOJs0lELeTQ6rhPM1zhgHhleyEM00isL47QdG8KOnX7r9QNUtyYKP2p3/6tC2a74Fzm/947MHc/dMs2aVs5aj65ZiWB3VZY1AGgQ4prxzw5zmbULVrTc3Z37q7KzNq0/7KjWP06YL7hOHbk5ol1v21uOtNno4mWIj+FHeW91Ki1n0VSB99cX5jp3sZTf72acVqm0BcCFdeOOhaJJ2Jbq9WAEuyMMelkd8sCsff+TiIH1yyHxJmPCNPMIKVEksnVqKhDkSxg9MQAEJUEAADXhBFKRwBhQrAgcUGAILCBADHEzBxQ0wiOZTvAgc7KAHCahCH6YwBQqQeCkAwEAAhgyVDdwgAFRAJQFS0AEm6yah+Tm5T9tqfJ97mdK9AWCfnrrChZdafCDXGde+/9PRwmQ1PeEebFnezbLjzgkqw21tjNiMfrMYVWUAB6BlX+PCJCnHXHT1jnzeksw5HjCc95wpbdsqoeBkZe5CtfCqtBytexTOpjyjoliNrDyH1F4u1yYORBImtcatzWQHL55pP+oi1K5L2ZZDZmCtQ0atcpyHhaTKrSxKnIpLOEYI/lrHy6ir2viD/+RnaLjpQ9AnPIoEQCplq6Ym55jrPcDmUSpkbMYpcTar/CTjm8gJ0J6K/lQF4ebosm7oP3DHqHxj/u5MOMKCnvpm2iSFcXTrdwTtfWYGoG4L6awCgLhirNJktabPNIgnc/rDo4IoPHxLhqjJAxOtuYIQCgvFrf/gCPpMJWrwgnduqKT0r0wca2k2hfssi1KizHTcIj7UpLsqTbZew304a2xsLtuOagqjBAZBjdOWDjSSQ5wkxcuyRftKCLUAp7LGQnkGZ5+ULgxhS0c45WRMSqGsjHeEsC9iZbzI6xwGoVa6Ll7Uq+8YAe2kcRqpsRrf6ya25UYWYo3kKMwIaVvsro4CDF3UJR/qQRK44MC8Lo/YQvAgjPAWqZEs7GACSiWM5aZkqZMooAfswAfiYA7O4Aw24AJOSQoIwge6AJdIDJQSkvdgQAh8YI/i4ACOrJM+YsAAwAZ0yWMmIAYCAAZQ4AwwpgsA0gdqhBNnp3wg6nvYqUvwIwj/30ekSPG6SquZIGSids78boJLjKijmi+7yKRGSiRm4Kwq5KlEoMnX6MbhYOg7BPFvYBAtevKG9qNs4FBFGg0UiSSvlmffuMdNlCnjUkpCDEt9ymoYQ62cSq4IzY1lridtosQSLyZEvAo5mmfc4m0DE0S1LANN9s+vYEsCoas7RAP/NKSlylB2pirhXu0G9RD8AM2arOltlkRPPgV01MJ7qIqBnselyCbXyilkDofK+vJnrgeDzDIztwyuzGPXIA0wsm2jEpG3pNLNnkeS8sbKhuZiUAdOXGYESxE8orB8bg0mJ3FTFNBn3qzcckM0l+tbGOPicg2l5rIBsXJN1sfm/xjvgTZK6IpnujqLW9hHfMjqsagkVBSTr3ANexyxZhLxNJgkgOwPq36GzdTDnupmqsgP/AYwq8AKo0DwqazL57omiX7TFjfk4bJjFxcDRrKvL+2O3gBl4JJKUmyOBoME24wkVmZl66yI67Ioi7qoi7zOGk30RFE0RZUlh+gOWqYJv76RWkYuRqGlbrzCWNJJINSFwPjI7/7oHJ7jkB4MHiNMYB6pWHhkG++Rzy4JB4agAXyAC+ThDOJAlnAABh5gDixCJCjyAiiACGSACyDAAxZBAXrA9JZiIo+MxEICH3BJl1bCSjNACkJCI+KASmeDsGxCREIjTAAq2d7pTKDSfv8EaoEYZqu6cwYrjpvaBgyDjrbsaCtChSoN0AOjiziupNSORsygL6ZG0zVOUikzyPvWkAp9MwgXLn7yMGlGZEH/bcMyBW5YUUOEJsxeLqq8S6oiy98ybTHzrOgyKjF4Sd9szUYqlEIkhihopg0xMTBuap/Ik+km9cp4MHoUC7fAKcv4s3H+5HzOaaI+6ga9ZlDkpt6YSGeUCM7u0kIQ0av4jC5+Czw/kFCf40/SSbTMBkbECgDFjafgSEIHMDcQ5zfLgzVQknr6JhMvQz+bFUuYh81+MAy/iVXLs5LWY0zMij6qZFKNLTRozWuo7DUEbmtE9WSqybcgDqyghtziZFD/XE10kqm03JB/mMtZLzCBekieNquhRBDXdNBPdY260MYMZ0i2wA9VZ+aExkkKP+NLAogHpSMC505zTtZc5CwNve9q7spOSMXm6CJmGXY2IbROaLBMCgr8cEfdJAZwXmKKqigZlRG91qtX/khXVPRu8TZv0S43lKU0FK8CN8ftKsJZKGk1VmmmWrSQcmoiCGl9nuIi8KgezBEd4eVXzJGtpKhYCqLBBo9IGcmREE9zl6iQ/stYNmJj9rEfucAH1AUAJAAHKi8ipsJ1ndQBuCAjhazE5qA5zsB1c3ck6sH2MGmXNqIjsNQHRHJKe8mwuIpH9KxgUegL6apPc6NZJQhm/2sT22AEoFCTNHIRa7Ez1Q6ry0IHccpCW9vKYsWHrRBTaZ6o5/SGRfcy1ey1KOLPGymNnmIQVRZEaW9T5nhR+hLmOmSTpMJSpu6GoCh0ZfCpDkWzd8TvzJYrVWQVpmLrA2fmnhqTbnKkSFptJy11bUqzcIxIOcl3L+Os4pwQgwxHjSRrA/tGeDjRBj3TYhfNuByIo4oqUqJOWRuLyjatDnWRmrZn5TIWfsrqPHhWoYaWTHCj36BP/kAuoy6HoZ6tuSitSjRKYpikUaJXWW0NfrQJLM2khhiDTzRQSk7TLwONYk0oELHqZUhQ5sxyT1uH8Q54FHumMTQLt2yrAPeEgP/tAoMVmOO86rZGhLXi17dccT6QjqMcFxADp0potviklUaO7oi+b+OiI7JgaBF9J0JhRxKLFlGjyTb687asjGZ20KLssC/9Kzri5ulgQ6uo0opVU0O9JlZ6wQsGwUNvJUS1iER9RV709piROZnLiIWUpSHajnHVaTB8yFnuWCjEcT/IpZxQIyKKNsAEIl3yiF3Q0e92BeFO4h7l4V464B0911+MtGDqjjGUNFnkocOOd3X5oB+6lAKiwAdaYn9sT5cSsgRKD5R2owsIAPI+IiTqAciGN59pTBE+sgdkwGMawj8xWW6gInYwRzlzZD6Yd4DXhEItJHptOXr5SpIQbYr/EY06XAsO74LRQNadtDBn0kx/pKZoMDh67IrVqkdgqU6SLwY5FQoJPbEq2krdVEpqUwemioOxIq1N6IZGUs17moQwafJhEzOBti/Yqpg+3waF2+OuziZlk0SE4/AonytqZ1MTr48wT8ZhSeRBGjiEWO5fy3hoXLmh5hhxoCuc4urofiNRuIxRb2iCn5CDINGcIDgw4cilYI6krCoz9GSkycpm4hc+aUYnWzWn9YQDCVMGnfB2lmeTEw5UKPvXZpraQjZs8HXh9vSuYGOtyRClLtMXuxiIDtA2K2j++ozONPmPB2TjUIcP+Qk8YFN/rBhU581p0/IGf2csL2Q8d6jm/7bJZ9kWm67JcaNt/tjGE7EV/JrVqvBpQLtVzkpVZFEzidomKaWLCZeqNUU2WJ+LZuPQCeWNobh7jozW+jJIeoBRuMKXKEMZc845Hnw5mM0LRLWIbuUlXpQ5wiV8wptFoJq5OmTXfv2aQQjXS2QEnWMEIyIi3QopInTG7i5iR/Fhj9wlXh6cERQsT003nR2Mndt5wp7g8C5MIv5tIUoXSR9vIUGpH/igAFKMxZAcBwJAl7pUAdSgARBigDhiCha6YTJSlzTiDAhgY0iJ8kihUejyefx6bRFqsFxHUTdMU+fVrRgz0D5roo4nVtf7shBIdqqrW6sXrgabsaHLhI7yKP+P41L6yp1gLlFHSwI7ZAIfGIxVbS6152qthGQFa6xvon9bp7S57+i8sI04RXeyDT2RsjBP63m+ODBw+j/v+7tpp+HytA+vm3d8eI6sBof2VKZe5ROjzau+dtbqUswAJWE/DUMQuLra8HIKoypBfTfxY83Oynjcmg4r2xXrb6zF2DATE33CZm/asxD9aqoVSpalFtDhPLOftWntvN3uCnYCsNDBUIGii4WtJtesKaZzWKMaWKDMgmkFZ2tII1fRFVotzRIjETppnd+b8tI2mhfnUy/TrD481aiYWraju3JudW3taZ1w+GO2OIORRuLB24X2HCfj+2y4aqDohs2y1q7/DZFQAAdeC/RHSjl1pi+1EYalFs5bSY02ie2nXjLZ7Iyka9lBjIZ6CZCAZmuKsg6LFLwZw25ExY7CoT7qJ1yNVvQfntcq85LVnEX6bLqAsHkst71BFvY+Ijec9ygduUhYLkLXaHTE5YFz9eXG3Rl0IalcKqWQuPFY+CAfP4IP7EASQkIFYuDGkHzFSmnIDqAKvFQI5uAh9EdjqBwkHML2cM8FRGLFx/QCpqCUTmkGHqbPSSQynBqpNprP/ueyECWOtepi3ZJp+u2h2gkyURqxkuM5TeehSLipLtt8yU2SNieqxAxXoxU+z8QO2fXOLiWECDNCoLqIq495htJ0Np3a/0Lftzt6vivHAet81tN31xHKL4C2fKOQhKaraXvGFqUwtadLusGnLi9HU0FtAd0dOv2kmwhoejf9Ag1npET6reoHIOR1iSOPoEA+8hLWk8eni8KBDQk2XMiHYJyJCQtWTIiwYEaGCS8mhGjQYciMC012qdhwI0eBIDvCpNhl4UeTHw0uNDjS5sY4NWEyvEhUoM2DFoUutDkwJEKEBGna5ClvqUmKVVFmJNqx6UmEJoGC3SmQ60qDT696XJr15VGwYIeONEjVZVaeG72C9Bg0bsyqK++ylChSY9SsZLkCDYnToUWZbBsnrXd2pEKQF5v65Vq2Is68jCmiHdqxsMOUWP879xX6cSvGoJeLFmUYeOPRkhaDBtbolLVjo8Axgk0KdWvQwwgjawzLt7nl4WXn9rzbNvnNyzgLZ4YuPa/npK3ZWgeO9TTizrQPn0RPnnTnzIffGv65unFz+KSbQoweHahOyw/ttRtfNKUlzz9+xHNOIOc02GAggzAS4SD5MJLPhYPck88/HHbo4YcghijiiCSWaOKJKKao4oostujiizDGuBdgH6Em1HcjyfRSQZXFkeJLgZWX11RNoZXZbSBV9s95bNWzFD5O4iMJF5JoGGE+XNAmml98xcGOASJUgM6YZJZp5pljfuDPESv4sGQ9HZon0JJwgcfXBD+YwMADF9X/42MBHlxAARErFFpoNYWy88gMPhxQhaA9+HAZRxD8sEgoD/DRTz0AKIFDBi7gk5EkcUDggQQm4DDFnj6QtZV7aT0FoHyTIXWSeDwSpJde1JX3l0evdmUWS/mJpFZXM47FG3odyQQRSTOu5tK0wIFEk2sHtUabrBLJ5R+xHgFVXknySScuby251xZ1ZxHbI2bRRbaTTOQGx5FjTxU2GG+BifSTb0QKSJ+/JZ3Ub1ZwhcekticdVllxTaXUm2v4HSVXb/TJehZs58raELqLASiRZGnxJBJlslYLXJFrZbtjka8x9aq/3roELbbAjgysu+lpCZxY7LXX7kzr4qUrWSTZ/2wkRja261BysB014E44VcuWW1nhJKSumQGLsG41GjfU010zC3R7xXUrtZG5UmsfYFzjqN7QLeEHm89HJ2kjvYPp57VQB9MIIEwGcrSdYnUKfhlWOvoscbfGmjVxsUilbKtXZ98tNVZ0nRcUZSmNNmljzSZV1+EeG2brcIPl26zX3woo2oDcmQSusdZZxxZyBOeeI+G6Liw0VB8/5nNc1KZlY3RqvSo1tsbbq/nfWuEclmeD7/YYZ7dvNh7C4GtMWtk25l1auBr9E08jDC7ofoP5nBM/hoxoKGGM+Oev//789+///wD8x7fwBbTCUE1WVLNKtxDyj5WkaF4mu9vr+P/wD2XxhyUEtNbCllIPUdVjSk7SUIUw5Cdg/cYqxPpSBwKApha28AOUYJOkPnSU29gMgxuZAAZwsCeinCEOB8jBBfQgBCcZkQ9OisMZztCPIF5AAQJogBKzFgcCYCAAe+IDlAhgAxOAqiJQqoqmrAAAVAVgCA3wQb4Cp5+kJC009+pIDWnzqpicDHxgKx51kKObnzgLdr9ZXLx6pTIerQ1u4LqJYroTne+cTzqpgSBGTHewpyXJIwm7lboog5xo5eo+MCkbxKqXLV1ZrjqMcR1vtreXkJVNb4BE4LrSdZgFZuRZuNIZ+sxSMMvIK1t6hFhqsgaVu2mGaGpjDrdUN0H/xpjuka3rGuLW45nioI9jxKLZbpC2t/XMcWvM60oiV2OviGhwLn4EFq3aMptJvcc41hHLaJ7nu85Vz2K5yUhXdifOrPnEl/whGmWc8h+M4UaQEkMZJu+TTcNRB52tJFu+ftesiAnvVxh1VUBpBjd9Dmg2wTPWR3xnI1dVBjBN6hIV18MaeuInlO2x09dMRq+srRRhdEkaYWLFSsG5Sm0t1dYyN3cergFTN/b85F4O+byQEnM7zjNhcUKnOxNGzi4hIxxrpAPT47TFmKSMTShTBh713IVl6/KJdl6zsIc1z5AOrY1uUoLB+ZBvYf6yT0iLV1dTujIsMKNKy6gZuW0Z/9ZH8VCQgxwEIQk5ln4U2lAAJ0vZylr2spiNUWlkAhqe9KtDO9Knf1T3I8I1kIEgMmphOmSztnQIKG/aYFWi9MF6UIl++agHBWHFsIRUA0wsdKFwyfQBEhigTSAKkE2/RxU8LaKH+IgDqQ7gBAlA8RMiIgqnJPApB4gKJV1AQgl4+ABRxQEAGPBiqLSiW4EAwAbk7cdCURe+wvCIWyzDF3PoOlqDUUysyKPjBUtiG/ApdI0jzZ41j8TeGUESpbfUoLICfN+OGaxbAU3YkFRKk6JcyzIYhs65GCdh8DnsjgM9z8+Wk1D0BM9wgVFLX/BDYyBNhT9exbD2dMowbEJVWP+u4wzR5HJMU8Kra2TZ55H7qRlpHtOSJ/5Luu7rHFIqEzY33BZdkFWzfLrHZD5TLlwn5UeammY2MGvOMMVppGPey3B8tW+6mMLZfO7Llen6XIRRqMGe3qudalXd166mFdu9FZfwmhW29pPI6ahElW2rJFpyvFDA3TIxK85jcAqLlz1+LY5f/eV67qZBumrLkqmhWTTj7JIF3pFwtTlbt7A5NYPq81dvA8/HLmbqai6mb2PD9K71DCBi/esy6RJORwlYZ2L5CsycsWQ6Jwfr7nl0S7LBoHgIdutlIc48EoO0+cZWTA2rLMVEsuZXrVwUcqLSdBfbMoDwFWGtfot7a83/yTJJ+hey9fHSY+sNvNGCIAUx6OCDgJ/85HelC90vsxCPuMQnTnEXQc6nsFxSTJDqmX82pIIHQhGh5zWx+hQ2zA8dT0qNyHIufJBKIrzHOUo40Lh9LihfgsQUhsvzAIjAANWQlJ86NMcemaddBKkUDjD1j37woVV8QC8WH+ADSZ1BUr+JQ6nSCwMhYN0mStdTeZH43k+5oCJVd8gZxKiCGIjd6RttjVGprGs7ns/U+gJMkHcDm+PkhXsLfZ7Yrtk3SaL5xhf7jZ65DGcvl5U64zmfshlNFK+SGXwsBfK3c8PRmYFS8ZtlmMSWVbLqGXB82XGXYHdky3PZ/WK07NWA/1DtzzfPbD+MibBZWzwtePPVo+qZdYHNimxYGnk/o6Uk8ZDed/Ho5dftXtp0wm07Ige+kFGbkUh9YujRz0bZD1EaFTdiTo1VDKZxqWXOyizt4MnyhHteN/qSVFGNLpfAb1496LRiPKTLvW6JNEdcNWIERR/o0jAe01+xQiAXNWcAFxutJj2hQ1EPpmtUkW7VgkEvFi7RxCMG83dbNWseVUy552nytByC9i59BxrmxDIrB0zbY0kNQzudFmIxtkgN5kqw1B/zN1KmsRwbCH9QYzlehXt65xSUlkpA2Bqkw1JCAX2ORG/ZEX9zdziMdHG1Mh3LxRd</text:p>
      <text:p text:style-name="Standard">QI0jg1m1j1jbARP80iZNS08cujeOBKMhgYmhV5kIt7GIx6pJsQeIQCBIIfrBYD7Jw8wNZFVJxgBiIgjiIhDgiy3IgCUGIXiE1IfKCCyEqUCIJUHIhFRJZcKIiLQACBrBCPOdCamIABsAO+xMHwpAneyJAFMQhBxAoi5ABUiARFXEASLAALkAQq3gBJgADVJcSB1AEuPgpfFIVXKReFUEAMcAGXKBGDGFFYocrfdFHeUV+PpNfR3gxYTh3xSSAS5UTa6gWfEZiFvNHz6Ev/RIk5zRIu6NV1hFru4E9EBh3iPcZgtNZVMZJhbRVljNiMTZhBsaFeTM95mRU31MZzDE+zkIwc0V3RgiCdLf/UDJYgF7GMfMhLS1TVXHxOI80UAuoHR31On73HAAnkV4RT/CiMQmYaDOCTyUmM84GYljFfjvVM9qzL7cUbWfmaZ/GHUuINawTLDw4FaGXTgGWZ5cEggMDZ6IFGufBU0XoWVaReIlxTFYhhyt4TaUGU6EEjRJFf7eUhikTMbM3GkfJhkyIaczmTrTHN8WHNEJWG+jBe2bVORZpaX+xPP2oUPcWkLz1Fm7Jes4iH9pIFlviMlVjgHUWHAdDZ7EDLcQHS9XXV3IkZXK1PBYGVM4HSveGNVrojy+hPES2U3q2O3W4bcXWG0mDdM12SdKnGcdUOISGHSJxgV1ZMBsGGS7D/y7R11o+aBdYYxaDiXv4p2Sr4SuOBDzLd0gDtxUFxz7u0z58KD8VEnOSVYjUWZ3WeZ38I0wC1AWEyGtB0YgbxHL4QCW2VSUONwiXeCJGtAKgqAUSEADwGQAVAJ/zSZ/2GZ84oAUGIEP7wweVInZLgg8dcgZWhAOL8CkgkAA6IAgS0IouIF9dAAEYMAUmQAEZAAIrwATcJQE78HZ+gl7q1Q/90Ck4QAUC8AcEoKEmoAA90AA2ZE8qSRj8EY1gxpq3YY7QYZtH51dEiRWjF0jhcj15iYOM2UpZWXy+MVEKmBtpI1Eq0Y9815LBQzV4ZBfjUXkpZVGNU0uPpIabhJY3xv+PU7ozUOUVjnE3GEYrX8kUQrIc2ciALHmOROhZ+GemBIWUbjqDbkRMLxE3NRmHmMFmJKmFAXmUPWmP6HaDXGV5DIg8Z8NZIDZf/GJj6xabmDeGP6lBlKeGF4eXG1c9fedX7+SCg3WpHrOIfjMezMErSPmamCRBsbZVZwiBsRoydNN5FxdYRbUyVCVSLDY2YulgqMeXvrOqd7ZfQ+aB33OnrpesVVMgKqMSKdVfWOZUT5iP/aZSKxaDpsE57uhT1ccfCVR7dlQtaOqQ31dytomo/KcXLZZf8LYu2lNK2QNUqVNJ6jJjkZl8rTFR1COPq+eNpWpfnsWAcIRg3iYsg9T/GBjpFs13faJqrhBEe52ZlAz2GUgVgrq3Wf7HSvQipKxXNPFWHxrWF+rjnIvVWBNSifMjP9j5sjAbszL7IVtJJ915SQoBnivHQSyXDyIEnVxQWvLgAwQQBAZgtKCYtEq7tEl7BEnLAunAP12AJwBaFa/VBS+QXjhgAlxrAhQKRXlQFmcAol7btZ8CBxPaQ2QHX1+ED8NYtgGAAwFAAQIwA3AXboTJZ0q2TNJ3O0j5kjWTrKKBgDW6lHzKM+JonF0JV/xmUekINOa3b4kWH6/SI+L3PWRVHc2adxsrHTd3kJ65jgfFOqZRYF/xVdzRSSQ2U4G6H7paNLyJYedoHtjI/3nK5qOCYZCGVi9BmjqRB2+0lhpXSqksNTSfNJRJ8oMpqUn8di+mxoG5mjfRVhyah31rpniiyT1AiiSxZk4CJr2I8Va4a42rW0q7di4sI1JK2njCsUiB5G8dxn9e80sWg7foI0sRhICVJD5c1pLL8kY5U64uWITbaCfbUzcU+LxsCi9HN3rr2mBNEz0EKFjdW7nucjUwY3S9M4fZIoMSSUdPmVbMciNhYy4nVUNuuZBMqjpA48F5V3pWejw7SEjUG5oMHKTPdFI301UVe3PgYY6haaNtZXtg0zsbTE52ZkACG4AmBhms+k/KCnsFtRejRDW54X0FuIhXiZoTUxcdXP+A+fEQuENlhnZ3LJwTy4lwztmylOizGDKzcBzHclxxhdVAISeIeXMUIYI4fRIHUDKJLycJF2Il6ameB+ID7OC0+wmKiqzIi7zIR+DIbWK1+hMHOkReFeQjHEIZZ2AFSKAEU/ALizAFFJAFCSADPhAHfqJbVnAqFFqiRNAAeEJecbApw/hFSpS1FPDKFLADVKdGPCGYh3hh5/NrOrxXBPmBJ9jB9pVioOawy1ove3XARIqDB5l5CmakPfVkCzQgK+M2mNdk/TGvEQUdNryWcrdpuxKT46IjBKx60wF4zLNLwaSDGGNok0quBExoxQpVsINjTFgw2SavfKtUjdSXE3j/YR2c0GVKVNwyluy0L1XpX9MsWvyisP4bVH4lQf+BJOfCbWCIgBlohZ3Grl+pI4k6aslEzNGHedHIrPSXVac2Hcoiu0DVfnxXv1ZDZcUzkuTGp270L9xkU2M6zEdcL5mkZReNFPtYR/8iqtAHUQLYNz/4o+4kuZDacewCMraZlD3zOybEqYxZZuEnU/JqEzcmG0TtLpxFbzjMsUb2YvE0baOVZpQKbcb0vNVCFb9RrKnzFXK2lC0djlq2YULlNVVDSGplziVIp1zJFGwzhVQ2YPO4MsA6UchHkGyJUxRom+KDSY4drd24jhD0aRulI99Hucaza/Wnd/+Ahyj7IBPi/1izfSVzfNu4ndv+U2npM4jcGTaFzFp8rFtPYlsvdyHywwjBjSIc4QMyoA7PDd3qIN3vQN3PLQNNUHVxzBB88HQd4QPyVRBO1zHytRig0xJcsBIXDNYkoa8OeWybBk2VR70AF3y7Vj5wBaRHyNFtnT3qohSOa1h+t0gdE2MlltmU9BZtxpEYbGxEVpxCWbDYM6bufWu55BtrJUFnfY6KZGxj7NbY0YXQyy/tFmgot6Nj1Tm4271Y2o/sLUjC12+cA0evtxr2zU7MBFLNca/LV8KC4d48k2TxjEdfoWfttyP8BVBJ3R0JeWDRKpd4A4a62qxFBy5aXB8VC1E82I4ZlP8fjqhJskOvtEs2CSvO1Vcr5keviTdRJrkuB0hn79HT6Mys/6KwRUE8K4y3ByO5zxNuXkzlKjbkG/MY+tE4qkpTGVSQHagsgwmptkeV2vaAIclkP5ht/adqrwpUfZbYq1Ni+e3Qt3k1VxxHDMbYao2+oDGBb5NIk8SqTtw0qzbRZG5QqrR4H60Vh7rfEf6kZF3njATWbe0rUQ6+6IgZXLxZ+WYzgke4nomYYgaSnzSBq6c+inVwi8XGbXwh86Db3N7t3o4i5qRQdxyIoJqIIOKIq1yeHaQhIpQP6OkiiKgi6rTdUSET4R2yl9do1qTgh/hH0vs6rmqFZ86x5UIjp5f/5b2DOS6BkQGejl8oH1OIZvWG2iyMrFL2F6ndp19sjXMHxSGD0V7V7PK6FruihGb4Uu20uTJGaNs7Hw9h4l/TTyFm0ScV6ONrWJ57bOHKVXfGM/EsN61mjn/axQ7mvVOGswI+lq3Vbig4akNfuu+kfZ8mmwJJ6K+6NgW2fwvGjWgVGaWxK36E5cnCuyKcMsX81HstLbn5O3M3OJ258mJ1UphbZAF2QALWqKstzX2KVoZBkP8xNyDTVXUlYOW4ZpVW8x7mba47aXO00R7PJRC2wG8vo7ykuBjxv+s9OCQX0J/eMg1cR3ut1V0mwuUCZQJCHJKqXLpDbDyohAuWTV4l/4epE6/MO0s4z+93eVZivDPDOsyIxxp6jzTV5Ib3mGDu2E7XqmM79X2pZysz/riMqn5vLzU+30j1tphrWDkQ+RrXPCkSrNV2r5Z18znLmbILUtuV+FjT+e3s3/7dTrA80p1w0h57vGoXASVRIgnlidz3oNwtAhD16v37F4fgQYQJ/3WRp9DhQ4gRJU5E2IWPPIxx+GiMI6+evDgW5W3ESLIjRo8WO15EWY/hSIYfu3T8+PEiy5kpMcZMefHkRpMXu8g8yXEmn5cfQaIcKi+nT6cgb/7caVMqSqwMp+5k+pFmT5RIa3okezQkS5gXZbIM2bGt044vm6osyZHsWbA2Gf9qPHq3qVKqcFu2bCp0JNmxUKMSLknW6drBah93JStUJlaQL3dqnLz0a1yTTUGfVBr18lKYblNaXQlzbFyrSOMe3ouYKcubSQ+PBlqWpFC+Xmm7lS2VL/HWN6MC5YyRtW+OzIWSFF5641GRS20aPWxV6162dUkeXoy6cN7DOOuClayUrvayXkWWbjo551vIOy07J69at3GpRJLOKKKuygm17tYD76mQBjtpN8+uG6+1zTrbT8CR8MqussXQes6p3sYD0C4KacpJJbMyRKokzc7jr7iVGtyKrafgAupArAAzaT3y+hKuQv1izIjGsZYzMbH+9BvsKs5U+g00lE7KTqv/2VKbbC3YaJNwKRSN04wp26Y7SzUVy0MLJ5kKXEnA82pjMS4yA2wSwRYlawxGJSusr7Lo8LJOqwwhdDJQFecSjsoV97MqShfNRE6k5l7SMKwNJZvy0AeL7DO3r2Ib8lMR18TqJ7cK4ytAn7JDC0TVsERt1X/iCcSPQM6pdZBzcs3nnF3z8fWefAa5hxGKijX2WGSTVXZZZpt19lloo5WWP4v+uUjaZ+P6Bys+HBpwI4E2wqceLuqRpJ58gPV1EHyU7eIflxoqttuhDML2XoVKXVWk2lqTEUXFsNORTO+YIq6/3qKS8rQVXy2zsa+cc/JgGZuDMkXzCJwMzvYcA3HU/+IwkxQ3ORE8VLmpUra4KjCTzChKCLNaFanQtkNz1LtaFkys+PhbeD33HhysNPj4c8mqsZSiL7fG3CN5PEWHZpVDzFYWelDVOAuqR9v8+wo8Qmt7D2MoowNVUvIYRY6rjCAF1GOd6aNNYoi5VO/j2da2eCtAc0JyzwMfbIu5xl6u0mP3YBbUaP7u7LHmqzzWmlW2DAtPyttAXUqy/T49j0LEXuK5L1XFs/E8n6gzPDOoDq5NvlN/Lq3iKUnui2TrRCbRNpZHRphLKScPiWitgwtrOcDTxCxqwm20UjnGy+NqcBX1DZJlqvD6mvCT7dpOccciNu+3tGv6C8yIyS8OvP/j/FL6bM9QG542rzjPENLIruR949vpMrs3DVVJMTmD08ve47wCOiZ1goucAfNTqrGcCDcNMo5yOnUfkjAocjyzU+Yq1BpJ3cdtqbpRUPBSHAtGKTyBGtz8GsOT6xHoH36IR65sWKta9YpXvWJEsPKBLyAGUYhDJGIRjXhEJAIxaYiph0bMJRAuSMJXPBxIEq0YrSQdDT6cgpC/EgSV2sEkQv8TIVq+Yj8Sbekt2CvflzY0tibVL3M8K5xSOtgixrmQT9cpkmDeZynxeA18YEtezzhoKMqdzyhUWSHGXKSW832ocdzaE4XaVKSk8ItQWXkQHvsEnwMJp4DX6eRpAtX/oiXGhF/NsxverudIFiWsTAdCHalwYyq26SRCLJwL9CYmIVJlRmLKu8xr9ncy9+XMfqVj3c6QY5iiSYd+aftOlsR0nftVj2bWnBPbYJeZ3E2QMnupJN4y6J0l+utERKtPABkFRqL9qDmYwqbkVtewF7nSl2ZLz+Y6QxioQIWewRMMOA36p7sJR5bzAxTSYOYhyblpLnZpG2DE4zec6QYnMcIgKm3jKQo2FED/BA6ExAmmrbSMMy65kYE4JJrW/TNHL/VNZopnxrmtqpkHm07aIuYmu0kpgyMtD0V96k8g+TM5FJ1LWl5qJzpSLkl7OqSJ7CRHms1UMg9qqU3TVrjJ/1huY4pDpDUh5KkZIXV8CgLhTwqJQvJUTo9FahhL/jErHNowV4NgBF/5uq589HAQVyRsYQ17WMQmVrETWWJN+DCueuAjiuSShLqCVcXFZjYhylue2qZZOXK+rHU7apJ6VLOVSRGUUhBDGeD4KLUjXUVHIBPNq6hnFkRtykxvYtu+MGkwylHQNdM8n4WMOjvFrRBBcyyV1qjqsRMJbTF+WowWcYSlSo6HJ7PT7mvRGabyZMe5LyxYyobUvgEt5oBGdRJdulc5yvzISyr852wuk0CpxaumIWWJKEV0vGyad0mT7BtlPrY0bnEJPgXE32WgWUG0hdcuZtkafYgWUAXbtv9qH+UKys7b0dWY7kW1/Y9MRSejfs5vqVdJWJZYJtWdHTCDIXKn8jBGyrACl0H1uVFRNmq55nDOuWe6TdZsI16WQZSCtHttkTHE3cGUTruRMp+dMNic9GCUaNO1LSs7NM8c9+UtUasYz0z50H+mCCedu5JcihY/nJ7OhF7i248hOLfEIJJxHTSzLv/Sv1QhjV+cSeB5RAkz+SrUqNxkI4BVm6pnvowyefOwwCpouB01bbgKjGjZRBi8krI0Zz46b0k37c9Pz61xaJvwR2IVj0bkKq855BWv+Aqsv2pW17vmda99rdjGeqSJfBDIufChrr72ELO/RuyqI8iXFP6MJ5b/+k2d2OidVGnauduBqeuMvL8061Q9xdQJIz2GYQWpNHStqp7+zqSxARZKcOQLSzAbmklIjvZ+kDSmU716yhj1xqFI4o1WoQMyJW2ZqjCtmoj6lV7/9exlP6qRaLMSSNP1jXhps9NoZBpW3ejXjsYD1U1PNFNCpdd2hSLKeORT0aHltoJ7E1y3sRmiE2/13TPfUBw5DNa3lfK8AWJx8Q7cS2+O2nVZlq7JgJseLCuacBE/beFQnDEP844+/AThyCuUOvLkjloJ8oyp1izp21FmgZ4VZvwWCTU24UzUQXPMfEyKGS16scxDYh/w6GhUScdGMyouHPvOx6/EsSyCki5K/wOVsyey46h6vSRT8wKN1C3/raayKSGhPZidH825nwbd8O9atKamP2xU95nqmwcVqliCRePLEeZ+tKt6nlGXi9DbzDZ5jDXBeJ5thRFde/OG97Z7yo797OCiECTLbL6IYFOb3OUtXNN/zrCGtdLrOfza1ynu8B6DZXb5zX9+9KdfId+KQz2IPa5xTTZdvzrHstWPxEwZLKZQghoD4ZjeP1mwBDkQHAOwhoGU3JgKj7oZ43GxsIE6r+IJ7fmnJcKnF7obh7uztym67Ko7eJoa6iuxeRu0mEGprPEwszo9PQEuxXDA43uY2homBWI9GtkSbfqY8kCwLhOdMIO2LOmjsP9Jo4BzmwKBsZH7uwbaJOlijQi7HX5yHskTDEciDQ8qkxrksgL7Onz7KtP4oLJwGAuxNhdTuEmbOmJatf5KKjFbnkhbwC6svE3pEi0CI2mjJh7pKRKkLg3Zus3xJFnqi5EitZApO59pqtDzNxWquueYH4sqPsHjnCmJKyP7GuKZthjqPRvhjsKLjbyhCyLLvIQjPi/Mj7Eqr3pDnP0ZGWgDOYm5My/Jv63iQegCo+HgOP8wn9UrDf+aHm4hvEPhLRxcn6gLMf8BDmmSLWKkQtQZDtujlErMt+BLxMiZMIEyQYeTrynbJYwqJ3G6mkWhrj7aHYtzqKYaqlLxqregHZj/Gx2YQ5SdocBXAp3oAZqhmaFAiDVbGYS80qHACr/Auj+ADEiBHMgiCrYmOsgnQhcuAKx0IUgj6pIW6yf/wR9otCWdoRJUA8bxShBM4Z1+qT2zWRtJ+7stOTQMmTEHMjC0MZ/6eaa9473qUJgN0S82qo/rW7EkaycD8TlMsiAMShLdorEQcZ6oMrvo4zFdQh+q0T3gqS74ILfumSk9ihgqDK+We67BcxP4arETG0m8majRaTIGacarccDvshkWeQ7CcaEy2iIWkqatcbsmY7HfWR/AoLDTcisZXCKrBCtqCQ0rdC3Cwye8lKs7ARxe1KnWcKhCfI0GGxHlWJr0MZva//ot0kszuUE1yHCwASspdkO6enqKDZGYtWwbMrkywMyqrJpB5/uMftJFlBo1PrTClBzLn5GuoPQZWVoRvUEhVQITvlQYyYEan+qpzuG/g5k56uuNFMGQmIOovqlGSKIQ9VA5pWs+nemuJCQdzMknGErH8AkPl8jLrJq3yeHMilOmLky8GBSN18NBKvNOarzBZhoqFSq+EsoYePyik2S+QLEfxhtKpopPukFF70o6mkTMWKGV7turZBuEdWEEdSE/h6xQC71QDEWITXGix3q/csGHyvKVHsoH+8vQaFlMolwnuowd36mnDUVJRkS10boa1Ss15sMcUekO/PEcr9wmOP9zy7VjnNHsrS/JoOYSkUShuYsKp8ahK4cppwucxrshEUAxjDPCo7bD0aIhQKYaSYqyL0PSvwPiEsZUNegSMS2yOl/SC8Z5H9H6QajTt4LCJVWqRgrZMnqjqZUZLrS0GMDJFBw5lQ75rN3AKdJ5uhFyKtCzkrcoxvCkpsd7S8zIJb6EHLRJISBxUjHSLbYRVDxRPA4xK+GiILFTUx4ElEIDxRw8npybnCNLGCQBECRlt1ZkTogynNyKKc6SmY+JTC5MkEl8w0TUpJKiEplzq4HhIimckLsZFOLSqZOzsxpRlRoxz9sDVQ8pvjvzzECMKd7UpPWY0jU70lFFRdcUr7f/cU/5UkEkzCYtUii/4DvY7JiJ86fHuyUQSrFoZLO22xpSqqtMjK+44jSYITHV4aTuOkeFianJs1OYKbhbzVK3Q0daIihRMy1HMUxUbCbpKS5VJJKReLVYmzVb4UfB4iETTVmVXdlfM8j2E4gnuodji9BB4AKWjZYBgrRNQjsO4cOu6i21UhKmuhkSCx1oatSAs5IiNB65uhCeGjQrpSVIOsUY9S8XyjpWwZhZbDwW6sO2Cyo180GtLRvmhMBnkosXLRScg6iA6RgZ6wmh0w6dpJZFgbtOWc8vPJyN2Sh7YqegQgvIW6OP2a6dXSiAxRHLwyhMRBXBHTxjlJrOwc5n/0MQ6rEP2EQSeD3BOEkOGDQj3hyRgCXCEMPFDuO/S7Mp5gHTz5jSMMEoEPKytgEgu5s70/AbFfULarwpOtMfnnBdFRRUym0YhiofKORX7Lm50lquXoVHFSMt4bQuBFPNSJnas9qi7KG9t33YLwIzUEUumyTTPXJA1DLS3bC7Dvs5RvE6V0XdLFuP8TK66BCz4hop6FkmXYKm1nnMwIgaTTlMeVwtCrIUe/taUeubAurI1/KPrHsr9EJcUMKyRmmuqaE8TUu65wonfmITroKSRPJVTKtdW9US/7Sf1sxEt/UxVvXAnAlO/RFOJLNHP2hQ73vQYBnRdKHQm81hHd5hIv96UYHwiPgbl3xYSMsqUR42lj0EsIaVKWT9Ko1pOf35xa6Br8gbI1+1UqRa35RcEldlvXkF1iiTR/wEOnLNUyvxWCsTk6LzUY4TJnmk3SqhUhGWmotkoNXBC8ZdLu0qwnZr3zvxuRdzr6K6mzX+pIUVVFFzt7DpI8jYjwnLnPH0Iwe5JORZuiKJF0aKQ8+JlKEzjzNLO0+xkFXrVG1FxGcVXMJrJzzsoJSbVOSLSqqo0wGL3czxKMjQyjI8Huv6L4eTtHOrt33ZuafzOKH5Yk0rGDKaLSWj4K4F1cKhRaxSpIL6QpI5TOdztoldMhGBYrmALycMxEPJD8mbjagaJ+L/fMAqgc1OomIvmpivNVbnO1SzuuObk2QF49s86Z26SLWAPaUI4kQRxhMydCqO6V6izBkIlKqWck20TMvCHa6sUWVO9qLOQUC3dB2UCSbyoTSKeh9tFlw2ci4hER9Bso+DlcZUlmCxWUcINjjEc56xyudMYieHmhzta4RZ08da46EazrUj/mmgDmpkMcjIaj8QLTZ1qTUjFmqICFKYkqDIqbJptqYN3NPwKtuva8p8AlwGGrJWGhxcOrWJDOVyCuDv5V+307LRQ9Wy0OKibUn4FE6Bgmq5wp8qnZPxzRLNYL/c0ItGtp7kAMtHvb39A8yCah65YQ4ENIpsi002/ZR6/3VhITGSsbIL3EFox8laJ3Y5tUq8TDYPkNEe68PeFruRRiwgqoycSAJjXdUz4kxkHlnUOOkxpf0zG0toR/Zc2n</text:p>
      <text:p text:style-name="Standard">kOq+VlRQTfgjUl63Chd52mtg4VRTqn1sUwxc5b+8DRP7waIz07i0OxokTg97ic0uUbx5APPoZTGErAOM2kSUqn/0AxkXox1fFr/RlCRRMUiB1O5HFMsKtW2usY0KGwfOKuVVSV5EyLVgPjWMVFD9tNB6QTtzIyphldONsTimsc/2DUUwve1ZqeQVyTQztMCzKjzzEnKpy3OTXG2a44piw+NOymvv7l17nvBTEvWF1Vznw3Dxs4OwRv98jw2XLoO/8DxUYUlIGANe7zPlvRlZ3+lSn6IaZOciVnapclNiiShHI5cmBZ6iXX0KzwWaVSNbPZ1RNs8bR9yvINzMbT7wJ23uxmvB1t4Z6DaZPG7Agj0gUGLio9Ti/JHTwtOzQqnV3EyHYLJb+j7CM7HFbz0vpEtfw7X7Gh72D8pVNiEeWsm732J+U5vpAUxZ7Nqfl8ofLtpGm6xbpZPDC6PCENDf4tHaGZGZEERIcZyp4qLT1iFN5azeQKpnrdzAxTwAJBt0lVZ93401/O7yDDwYnhwSrhMeo6XcbWGWlc2CAZ0kTRmeTkr/xRZixbxxCD8MosXzqMHg6qOrqOQUmHdfgq0+//jEZUpuKk1GWwmTPCfcBM7awGAZ0P7LgYa7k4iRlKzkbsNWQgYbLnjR/QY70BCwzh7CZBSnT4LMnKqBFHTkIlCRmUnDrxjmbUiCCubMnSDtULnLBvy7E+lGL9YsebEp/RaavwuDIAgSHljHB4iyH7Pr6VDh2X/xqtzjBJLlPY9F/eOkTeG6u7nrGTeDVZG3Ib4kd+nAckr3KlX3qV5bBwEQjIMpcoShelZvqH4NP9VpB/rXY83pLHpROlJEwUfTgAfzDX82Aofg53dpA9AnO46Zg+OzT84LBnH6DHhk5pq76a2/YXoqh68k6yU09YDF/VpEj8CaDmy/aeL1QJxpng/3IpYJQO0dRoDsFARDOgyKZa1WEkaXaa8IH8iVQMog1Xi96wMZuo46a965tIXP3FLYvf77EaDvLABknkQce49BT9Fprf4Ta1DP7Xm6+QmAwShWeNNGTzSZk5yde0agwU8zGypLkUAV/B8JlpHPzaJqn2qAU7AOJFA2pazE7x6zp8rsZbeR3hzqgPB39uVhUqAjulbyFepLtLKB4gpn0+Vs31sgbmlXK9aQKIevL4dOEjL87Ag/IEGpQ3sKDCel0cGjTYReBEhl0QXlz40GEcPiEfMhwpsiFCgRQVTgQ5EGGcjg4hxhQoUSDMhAgNwmz5UiFCh0I3Vgwqr2BQogmHDv9VOTGmTplHPVY8epLjzqNBizb0uHXkQZ9CJQYteZAnRIZCCa5U6dEnxLQzUR7FmZCn1Zdc9YJ1aLeqRZMjJRq0SXXqzLItJfrVendjwolosS6UWTSsUI96//mJd+7z50DnAg1iVLp0vtT3Up/75/o17NiyZ9Oubfs27ty6d/Pu7fs38ODChxMvbrz41eRx8C3Edw9fPUmrU6eud/w6duKQM0NNylHkSqE1dWoGLxWj8pNak2M++xGo+JMyO9rdThBsS6VuSa6d6TLuSiFBBpdRLREEmH8JwgeZeuthhdJe+CUlEk16PZTSWlBdRRNRHL0VmYAUuuSYePCxldOBEf3/t59FLIU0nn13vXjgi5kh5RFZLxFIXmBogQSZTUBClJdhHGLUl4F1wTfXTPVVtJhXd7l3n2ZRUmkUjGrRdZhS7mlYI3hE5tWfW4ZNZdR7hI0IlZJZqajRkx6qB6RCVC61VEb5OWVSgn+NFdmfbH1UI3eIKXRhk039NKOCZ5rn3YljSvZYo4Q61lVHhTGp6Z+MNthlkYxiOZZc6uHFWIlIPbqSRSqZ9FSm+FElFmUYNnarTCMJNmWNX4Z5I1MsYeTqoWOOZF9HtMqVEoPuFaulknABetVZaMIU2J3jXYtYfWUmxml8MXWF5n91KqpfZXh1hWN4mVkEXo8yUpniTUoe/6rqV9iOZ9hOu4r7p1sc1SejUuBBOpWPYWmabLsTZoVlRzVuJxO/US6akFt4+dsSm2wmaixkDyc2Yn4uGabRrW/pCtSpCluYGU6TbohXS//EE4gfookG2jn59Nzzaaallh3RRRt9NNJJK70000SfjGM9UUcNHReScMGaz9Y1vbVxmqopn1pfnZXptyOX9x2acO2H8GHXhphuiT/ZGHaJT59b4LBjG7wqVTMOFmVPGD79tazjUaRrhU81FGuY8J7p7I3AHt5ug73StbCpmUK091Iokrq4XWplDFKcJJoumeGZTc6eeS2L+aS7dbcnd0Nu0ReW7U+GzmpOToUX07Hb3v8aaVVk287suF0K6CXbhzcuOIkMm1qZrRGVSihai7vUu9wZTVvwgDiFya6z0Btrp+AcWzlVkF5bBTzGzid1p5J5gx4/6YsaHJbfc0amVoe2VJ+kjO5x1UJJfvqykmQFjCnA6wrYutc3YfXnUvSrHp3sl5d/LY9QkiPKUxBTFTlhb1/26k/xxBcf6snvMggzEMQuAytCPc1Wk7ohehrToyGNyUz2AosCK5PDnzDuXwAUkKvWVSIq+Y5/QlTRt7wzMo3BTIdSQR3HEDQU7W2lQhhRVOMsRh4mJbEnmsKLZvhFEPQcjGwiFIz2mESRZomoWnmBlbwsFEE7/qtVc4TW7VD/piAbju5YIxwSGseWu55kKFEC4YxneKazoA2COqlhRD7mwbVNcrKTnvwkKEOJm/6FpB6lhM5z6pGP6awyH/gQJSxn48BirVBEdsIdGA2orvpVKUh2+dF7RgSUtMCQbDshm1gSxROuBMVNbrLQkEoGzIdoUVqFUhyfGhPCXx0xTGwaH/jsSDsBEbBaIYxm9lgyvpwsCERKWtzyoCgoDx2JPP3ai3I6R6G8GWo7URrSLx3jt3cm6Ujx4ksF2cXO91BGUPxy45QSFUK6SQVv2VqjPhW3xZ58cY7z4xVdzvlMzZXLP7Z027uCyZ/trbNOsvKjHOPpPWZNKZo6nIvwQlhF/xmZTVECq5JmhEdPd74npapzkDhtqDeE7YqFyGxRViq3T3s1BKNWxdOemFI5apaFf+rpHYAMsy66+MlDffmUmUTnRIx6SEdjJZ3EfhoVtTTSRvlymzLVmc1gwmWZeAUTTaGI0rZ+zClfDFIV2dlEYNHpUF2pl+aycruquCuLYLHqrjZ3HrNVDFzw0xa7rkQ/u2FxLRH7nzrZhsZwHtU+WfGWg8zDErhSK0fwdB6UPMXOiY2qqPr70aikIruT8dB2xnURAgdToSe2pTI3FQokRzOaQfDMZ9Y1jWmmE8vtcre73v1uKAe3EFNOLTr1cA7WzqE18IKyXimcFWaeR1mLMf/KMsL7mOoKs6wIXjVgFNoS+m53u3vNj1P/wmVu2dU+wDlGvO4tnIpYS7e+qFUyuYJc6w72Kd6pSGTAwmhcmFmwciYxW7Pyli0l151GdQmgAOOSSjT1zXcGq4G/hC38cGgvA+HLPcb80J06xCEaSmplb6EWLovlTATGWJ/kjN8XO1aqXlb0MHar0jz3FyQUvY3GKt5bOdFGPt8uyIcdwqmVo7VQZJoJXELWi0Y/FVU6RSyCGSsoDOlSve+QyWQquiV+BOiiuOUkV1Xx4b9cK0cbQbVKIXyyIOfl6CgD9bZ5GZ+IadssPcnNT46xDAOJysMrmuVHBiWlbFuk6grGk0v/L6bYn3A15jvWTpx0hZtcUyYy7ghpd/M0nensopi8mjR60KrqIEcYLQX9Uj4FAk+TMfSgl9FZgw8rbYOcxxdBNe8nRfKvoaJ3RhjrD36IOvRKZ3TFo8r1l1KRKp7utc465i9ka7RZI3Ym3Z1Zt2ettG4+2CvwgRO84AafjYP5gA8+nPce9ajav6tz8E2WKHX27vRQtrU5Qxl2gyes18DSJswC/Whdx/KTEo+rKoRaGNpDshS3VfdsVzfKgZlbNfe2ybG4GOXGndssfjtGrT7y+LWTm9zAfoe/WD8wml3VaUDJ5kd+Wo501vTghFR2KgHD7Y46OoyMw6SSihUbiHKM/5kPd6moKDklw5syrX4PeuAB3vZX2jZVgY5plP9mPEEcrDPbeEjZFU/6XIB62fhUV2czym3t2jbgu/njXxI66qw9Hxk2J9O5hm3Ujs1i09dK/k9wJ8klfD9tNlcun9U/vdCixxDNasvLbI7nXZLtsDuRLMgcGe9eA8zQuHTEKMc6bIIsDGqa5YpkYq9NmuXmY7LAgtjY+mTsa4f13LxisEktMLCKNDUY0XbVyrKUxmI9MFsghKWho1ugQiau6K0Pf5je86UHXvp2hm/9OsFqlxCjNK0M3XwU28eom1qZlWUR4GNcW2/hSRd9G/7l0YvsHLaoVYxRGK4toEPYTCTp2/9nUFI+YFdqlMbElaAJniAKJk16xAF5sSB0oNLV+Mw9qFcKKg0APZaUOBasHBF8FEmVWBRQvZDoTNaR9Y9XAN37UJ84rVP1LckK4VS1eVlAQY8vkc+j4d58aQSj+Il9fcvLnUiDVNgWbc/65N9M3Uk+ddBiSI89HcZNRZOZ2NvlTcvrKRjbHCDTKZGuaZ/YuF+C2B1OUUucnVa7HA6D9FoFuRiPjJ4TQlGsYFX4OVLckMhVGV1j1F5omUu4QB/aSQmq/IX0vcnjiAsS8RKj6RV7lCKdwBSDsQ8allOLJNl8qFXGXcbG6Ffu3JQlIheQfRXPmQcbtWHx5NpsjQoERQb/3l0QjVSWAm2fspVJwTCJUs0RyzQXMIHLVVXUcgWfH31QhsAQbk3TVvFYHOZLIDnXR6wahPTUmGEI930cU1ThoiWOQb1YFWGK7cjN+p0WnDjLvTTSAykfkDmdwvCJHgKf7x2V7KDZ4/wSswzVDYoH6nTfV4GIH9Vacgzg4KVh4/hEb9EIV+TZT3lOVL3TT7kQ06nNoM1WMjaQWAwIOiZkvkQXaOjMaPQbdVQSJg1CDfakT/4kUMoGqtUDw51XPaSSJFiSxAVlduCSOwbOMtKelMQcijFXN5IdLU1TPipIVR0ibFlQhVxkPB0aqZWHTixTkukOYiTTH77KfFEJCGWl/witB+YRCxBx0aC8j+yliMc9Cabs0EfRBEpe4qaFVBn5ox4Vk7dRUGq9UXvMmGXEFgfBjmkdE7Q81LaR3Bt6Du/x0+W4y4MwEtWBIzU90f3ADKgEYbYly/TkH5rlScMQSAUCiKDMV9/9yct5jxyBT/ABVaj9TYIwyN4t5IfQS99hH8tk01c+4OYNyqSszUBR4GyVRCxKjEs5i9jV4gY1SxlNmRa2yQ9iEdVhjKKxITuBoUc6ZQ9pHRD509sMlbVAyI1EJY0oD2rVo8pFFKVhVEB5WTMpZK9An96R2yleoil+omY0Ybe4R4lNoKJkVVpRmX6ZnvpASoioW0mmzICw3/9eARcuQRaf7UeoSY8HARAy9pnfOSMRTVV+0aVvftSzDFrMnR2dzcn+jBy95WKYOZo3UdBhwVmTRaSI7l0R9d5N0ZVw2QzOeCB1/QxOMsI96CRTTimVVil4OVgpGaXVqNJqnMZ6WelwHCOrmNjLjU3g4AiU4BFApkxz4YtceI94nRmxlE9Fig82FUo9+QRGJdbjOI423ZWdHSEZNt09mQsE1iPsLcUhtUwFNp60cM9IiqKtwJGliF+M+JH4/SE2MYzbJM4fLRCY/cq41aNXmZQUuaMKQQyaFEVf9c+jDd5zauh7npZwDd4cYU5OkMuZvcV+zE+owNXkyOHCZMzlJar/D9HVX1EIR4XWgSGPj5pLrhahX2AfF7GOKzKeRp1hV1FnfBnSyIBemt4on3GnsR1eJhpRsl3WqygdsKSOCiWSt0KM6clKmu1UbvJUUNkSeDLqmMSPxzQfWVLRp2TkgF5MEv5Oj8yhRH5l/pVO9tnYiWqQzCQJGuHjg5rp0oVHR41ZnhligJCRo9EcOjbr46nbuBmQ6QkUGDZVvP1UDtmmLkqiWcBLgf0gmB3fE31RVB5dY+SN2SFF7+UQY5xRp1bMOx7X26jJu6mhnSLpp8LZfK3bocQMsFodALkb5+GKWRUeTe7bdGFXJY1gCOYDT4Kp2Z4t2tqgHUbNckQNF0SN/1KG4JembW+wXcg4yLLQZg7GWtCmlvoxzCLFWj8JLo8NI7fFIq7EnTIN1D1t6Lo2WP6sjTBR7NsoW/LI1gkxT6NNoJh5nNNmZmvu7agFmaVBIbh853mOSmc1D59kEUIZYpOtJZL5k6vwkKVoCZSM4fSA2F0Fi7lEDssel4ncqjbl6f4Yo2ZdGSvyXT5GJDoWj0TWGrp6XYFJ2VuiULyhmQJ16IdtnG7yUKcgU8Ul6GV001Z4XTHSDNt5Im6Kql5OaqAgjrr1XSIVyW1doUExFmBoyKWwZjViFreZEEyW4iWmSKGtWgF7lDSub4z8aL0wUtYtrO8+z6bc5bVolMdOVf9VXR7KcOYJQRR45sqZ0ZllqqcgLmIWRR/AVB/XBVb+Rt3ypU/MwhTDkAxKudX/btqIKGsyJgpUps4uGoqcyE+3pl/zTGh+nSeiZO4VHVMYfdQUPg4iFdvuwGl/xGc55Q+yrQh9+ccP92zbiAkWoVH13EeoAq0eHQsYywMk5RvPgMaTju0grAbd1rEd37FvONjCTY0kmFcrnUOUvhJwzG0es7HALdryFotfDRpk/aBW3UjT6VPVysfafkgN8eJTzoyBVi0tJQ7L3vALlRNrRueomJuKthBt9QdrLV0casyG+C6dUMZDLaj4nBy0rp1kserqyW6yjgyy+kd/dmJ/Zs7/+cLeGv4H9qBeAh1KU+EL6/US/YZPGlkk92AcvHivXRaLSl7e9yIarTKY/fqj+vraaY3bg0jzZ+UTal0YaIHnA3UKmsbUAYUYYbrTWZ2ZyV7WhyGGuVVZ2K3qtNJbswwXj9Swr7ll/hDfje5P/boMO8Ip+MZPIlWZW+JVE8vXR8GTwwLiiboPJh6QxFxzyNFaQhuOn37wxlZ0rFVOqPnjXiFrIqFhfB0hozZsTLJpLeVuELEif4DvniRsyoiV+JacE08RSqGxpQ3Y3tYOz/HSgsXMEKvvX9Euu4xYqfoisdri0fHnRoHkogTQEH+wOU3r6AjvBZdwV/PS9fbThdYV/zcBiqcByLVpJZAdhZLW5L6BINmuBia1Bh7/NWAH9j84mCkVJT68bT7E4CURcm8wNm4YxD+w4CEvqPRtmu/sxU4RFFbaavCkoxQpSBOCdoSgFmi2x56+6VRJpURpz+o2aBxlzmXmB7TNzu2pmSsDcXW6r6mmB8giLrI130pb3ewussf0II9S4/AxXi5GHgrVsDEjia38lz57DjOFZLf6LsnFk5l0KDrmotlg2n+Cml9WchLqJlAN0cuUZoKBX3r/mqgVaqGyijXV03EjW7Y94xhacYYmp2lTt/UMpxf33bWJFf7V7p2A6DESuMn63XKRb0/d7XzWNVLvWAGVojrLTv+VOTOx+RMO4pdG+o19Stbf7I7rhUeLadVnp3GZbXjweJN9SfezgCMG5+tmjs0wZQ+kfV7sjGsQy2MgVaiYCpiuiNZbBzX5hez6TWDwgXLLTg4cqU49kWqi+q4wods7T8+Yogq31KLt6qmBTgyrLrEkTu5+f7n8wXV+waQVYsu8lajiLes57jDaoA6mBBru0c2oxiOORJe+NamT9kxfk+3QCDahF7rZJpwpQUcfR8d0AI1j44Y6sIABTDqlV7qlXzoItMA/dMHAPe0YnWavpLC3NBBoKqvLWDUsVrIDK1SfUrVt+auTJ6ESgU/YzHaLzhgpVrUTume2iTEPV93tIVD/wjrUs4L2JkeRGQ/Vj4OfTk3kWG5bRJPy4fURZqiRYjwlM1Py5N6aGRdK6lHGbWaWcsgF6VHjMHXUjzILDwIuxkUrYYX26R4zA/83FBEMAoFfomKiiXZuxGSQJR84ew4wkXNa9QTrSVLuAlFtbXLu9BC4Qwu49ywOzfQqUDP4t56rXIDn1ebRp9nhYg6PNDPzXLrXrUwvP//KFq5H5hl5EwXIeE+jb4nY8J1jvnQPny2jrlXUBlNWAenlTNE5PHb8nOWyJhZ9vESfjEmQlmd2nnlRY9FlM71lWXb3xVnxwlzxkQVTliydnbyfK/4QQeaN/dDq+ZoNoRZxSFcq3nX7/8YJ4G/50OIOI4JlbMXVWjlbZwJbbFuisq0ymmB8mIV6k25f7qeRmI2wcWfgtU3iZNiGYJQaOuRHPlBiqdQg9sMl5XQwwqPbxgpcuud/fqUngA8MHK87rq3JTGejo/eoSg1P5a5NmWZyHCzfHbk2z8RY5MHOtgj/5+HlDbl2iRCPt1C75LEmFOXEsr+aXEpRPCkRiVIDYRA+19rfHufOEmTFolnoVjR2W21KIcCryXabevFu59NMHUPxrMeRI7Au+CIPD7tNj/1tysYNzs5ZnZFz3+Py/IAMOdTm9/YChLwu8uLIqyePj0F5Ag8uTJhQ4MKFDQl2OTiQIESECOMkLP+YsAufggcbaqxnMeJBkSBHCvzYpaXDgjEjQoRZUSLDjS1RPpQ4U+RGij0zLkRJUuhGmxJhekwpkQ/GjgUJGm2ZkGJEhVpPLrxK9WGckApv/pQakmrTqVFlasTZsGPEl3GlrhTb8OZMgRCRqnX5d2POqTnHRqX6UqVesB0xnoS4cqBYq2QrtjwMlePPiRiJXjy4WCHdqWPvVm0I121mnRMNHm0cWjNCjCxXYkbr0rDX2lwd7qQ82W5To0FbOvZ6HPfN3YG3BuXocTdKiRTT1s6NNCrEuGGN9qaatPthpzPLDuQeuGDjo+FNK82YXqHnvVVXc5wd3/zx0s9HZ+ZMXiX/sj4DTKa2mBLqNfLSg8s9rHJq7bN/AvEjkHMsvPCcQRjRcJB8GMlnnnw0zOefEk08EcUUVVyRxRZdfBHGGGWckcYabbwRxxx13JHHHnlECsh6+MCnHiLrkYSLfJQ8R8R6akTEAAMOEUECCqq80sossbwyBEiiXOGMkP6Rx8cV+agnjplKtCikLsxUyCkH59uqqrICZI0i6nQrTSyq8BoQsPWAfGrQi6r6qE7Y+kIqLjpF4uw0pej6LCjpVCqr0bUYOzRR5ObLatPBGLuIMUQdKs800ugTUCutnHpwMzm3cg2vOg/DCLdGlSIqpwH1HGsy9N6ryNdVaWoK107nlFM6/+dS25OptdAyDyVEGWXKJo30Ciy33NbDFT7L9lLM1u56fe6vPJ8SazzYypLVI6nao9SoS5cDLM+84lvNONacqhZbmh48aVPdvKrrJ+1Ass89YtvzCbKh/tSvp7Fuew0v8cwlEMB9e3NWL0OxQktbXE/qy2OytJMtvVe3Y8w6Awl776wAwcKN5cwuxawokLiTjDUDA1QLpfxO5tTnVXd17iY9w3VwaDg3KozkPuudOuWbr+5OYe+YAzYy7YpeMOhWp3OV5NbEdWs0dau6d72/JGNr31q/LmnO4xyMikGNqhXu4H8PpBPli3bTa2H9xP6O0bEIrunbeB8qDDawbnIcVv9/59TXvEYHKiktiir177s6DQ862Urt8ila1SCWruiMAD6bcjl/7vRozP6JJ55GzqkQ+N/zYZJJJY33sMzklV+e+eadfx766KWHcfWp6kHzTEnq4eLIe5T0nhEnZ1SHBQMWMIEbdNJHh/323Xd//Qo6iNKNEq9/PrszHbteohXTa5k+AIOUe+pSltawJm3M8UnYehOgO+HqNRsD1+T+5SxzOUcucnkUugL4HenU5GwGoxu7tLIdypEEc4aST1GopbGPdCwuUavOAQm3LxIeLXemY0pWrpaYpCFFMAATz37mQ0LiEIU8C2MdsHSixMG8JyzVAwwGT9O0oonsg8ghjm//ICjFAVWMVEGJk+eCs7f74K0wL4uYubazw7IxbYlDW4xypJY4N3JqM9iJ4NS0tZT24CQ6dgkP3+rzsDrJ6nQkfGKlABiYvGAKWqpRmX5qaCjN3WZQIDkdYT6jnMuxrpPIMQ4KYZWVZiXxbUCRzcE85Zewxc1ANrlUTFTJntHMZViIclDnMrg1bpEnJ</text:p>
      <text:p text:style-name="Standard">5ocFsn0JZs7NZGDD6LJ//AIwtr4BSow69jVyFYZltjwmW1soyMH9cEBwYdnOilNsjLFRJ3wMEBbHEpbgPJEcfUEaO/KzH58UpoKaoo25gLdcdKoluwEDkGEweDtouk1xeTHYi90Dg5jJ6oFHo5wr4EO2RRq/0zfQKeHq8GgDlEWL3JtJVO94ZWCrvbJcW1UnHz4hx/igSEMcWhDHyLePTo0PZveFKc51elOeQq9QhlkSHEo0pHwwQVJLKlJMlIpOwwQBAqM4X1Rlar7TKAFA7DDSWR63gFycAEFCKABBzlAFS5AASG8yUEta5QUD5XNyb1wXJMh2lXkdhaOpkxQKiPXbeJ1LaiBR1UG68y5ivU5eaWzlnstHTgbNZSJyuw2eWOPA2u4x/uUDla8yqF81skaD64xW/7x24AExzoj5rJpOmwPfJgFzlYlpnN2ZE4NF2MdrcFTkK0yWmzIqNZI+uY4pLLKEVnpqb6E7Dc0bFxI5bhAZv/6c3YQA5pgKFMsRe4rtJYczGxCOqtjzu2J/CoQN/01GHpB7KRFxNw8kyY7wtbFtSUUY3GahZ6fGXBvvSSscj8oHMn1Zrhq5M9w4lK6R2VsWG+DCrDsqUAF040tVlMNUQBWqfPuC3C+RNTsVIuTg8kHWI5pY9W2yEAEhWs47ARP3qK2MdFM1mEDu2MaCVnNX0bnZeLU4HX9m1Gg0W233D0Qdg6Vn/HQcbh0ymBf6eRfATIHKLdh3DlPhcrg2Ocl6LVMbT6buVldM7yxM9SLQQjg1m2twFkcygvX6yorzyfCstTZwdooqxybco3dWemEgheIQVRoeIH+noeG11NDHxr/0YlW9KJ79FM0CalI97hePrxnvPDRyBwGiEEAptrpqH4gBAZYgQ8i8rw2dJUCYK3HGdrggSno4awqMuCK45s0hLUVM7WVZMnq3OuZZXRjjgXPo9wS4WQpR5WE/CDZLDkndZFGnjqhsUXzy9rw1geaAJPPwtIC0O1Wr3O08hhmJ7bfrkxNT8E95LwADE+k0TlprOMghOcp0bodEFFPK1Uh69vtv1xxcDXBJ3xOF2fQzIeX0mRwFD8mNcMVrEHJImVyuxZhOvVJutr6mNWEg8JN4iVbMzQLoODE3Q22RnK3evgF+3vI/zFNadyuTILzsrK/yNm3K0QgO7/lYHImR2+U/8viYGdnMhkj+F+jelB5AIjnfZsEa7Jhsl4YbE1kKSYo6cQZg/BWEZhPtygOw+ij1jopzaGQLwUCezs3lp1y3sy2Wc81xtzbztVJdC2u2lN/1fUdDz57W/7E18YXVu50BZO9oortDZUsO+54sp6FzONFM7vmaBLHtB+zlDKl1ikLtiu1+dFN1WgGxAqvcsD2FaGmqkVIH1ouxTTDE4G741ffiIqFTwQXEx/JweniUJTxWWkv+OHSChEv0BwSkZIY3XznPx/60Y/ewM+kPyIVVXvfY9IgxCcjpt6B054WPzo+4A9R+0B6B6hFCb76iTP8owCo7sGK7CPcJrZtWLPko//DLqY3cVKOmerqr4DobCaucabjsFJrl4bGbzALMvzm3uwkrjQvJogLj5iOWSZPA2VGmAxpPV6Fi85ltgJuWtwGw0ppNWAG5dxIVz4nxliINnRFsXIj/24uoDwsWaZGwAwGLuIGWVbHPYaIrYLtbBDnjjBP5PJNvTaD6uhDT4TLanSukjzJCMONoFLFoxrIy+aJmmhL7BaMQa4Ng3RF3kBHkBQqhkIolsam5BYoKUaLgz5IVsrGm1al2DrGn5QOiiKjrUKHPqrJ7aIDZTSnovwEQt7QWHJrVugCirbFb9KKggxGpPyow1yQbgiGO+LuuiIvWMRmazxRMBTGyKQFDqH/EKCu6cwKj46aTYw2J2E8aL+Eg/ciBeEoC6OcDMd2hSz8rmvQ5RIvB+KCkPNMpqF0qF18K8+Cjtk2j7JwxVvkQ8I0qGhsIg3P7XGMqLf4L4CwZilEB+umy1vECFUehAYJJAYxr6CEbPawRW6UqIjuZpLwKQQZLwcnkCl2xwv6DEMCrXgI7UMGQfoCUiAHkiAL8h8cLQ7wQaiOZNKSxNK6L0aYqgMqYPzE7wOeQNTSIP2cwKvAag7+YawuANboL1MYTu9ccY5IS4ukJcG2yBe3Kb7Uo9l2juc0x8yQjZKOZgjtbnBMKPj0Jc5G8Z/ibvCygocgQzzeJVQaT+HUSJGI/8bRvIM0upFVXiXdPmy2fFAUPQvmCi5tNixx5OhcBvD0pqsYG6ZsPIik3FCCuuk33E7HcGbxUrDGVuyfdmYFkQmU7qiQLKj1lPBUNqlncqb+dMxn1oqBKGcySI73DmxrBKg/Rif2zNK9QGxbHugbPUwPtWLznobvZozskBLKnsXMNMcd8YbYNKN0sg0/AIoPBQc5GEjZFqwQlcxoUkt0OIW5cqmMDNHyeAhVDMwP1YrCrIW2MEc6rmtbMoiI6khSoIjKrsM2fPOw2A1sgASCQkpT/INS0oKZMKqZkCjsTAg1+FBumqOGvMXscAsc60wzHirfzLNiKkoEY1Na4MrBgP+QPpDQxTQi8hKkYTSRN0GDWvzz6TwHDR2ztkxIYNoNbzppl9zovFzwnSzsXDwnWhhuoTCsJABud/zApX4nQ2KqQzZERO7hQwxSRVeURVvUp+7tevSHe7BPErznHGgKImGkGgxABCiyIjvtAyhB1GQg/XKA/TbB/eCPrChg/lQkzoJlPfjE4WAln2ZSZORSu2omKYDvvdTl3Gjtb45pZFIDFpEpg4gMueTsZ1am24AJJ3QJgibmi8ASMFkIP16lAb3GP0kwhFSnOUGKl+5vpGQHnRQsMj+lCI0lrrrzTLENsziJneZLmKzIQIhiiexOHo1u9qZMUtLO2k6FHMvjm17/kVTpDHcg9TFVkjBiyIA6CcFUCXA6NMHejXOIDKEopfX61HJyU63OMIWAy1F0kWzc0CfGjD/gBqKozGO6zgbFE/jIBnbeqVycwisJ8F6k5io+Ke9ysbYAhw+vMzTuQ0st5r84I+p+qfY6LzqlZmyYxYIeJr5AzglPBY5qsUHScuboaI/8D4G2SbBCK1dsE7sejGu0BjMoCzBUkJD46Z5WZSr1MlgkKQ2DBqXSyixgNYyUMOP4tcOkbTlMJQYDxfEUbLds5m+Mc06sxu+6CFRzZouqCT/p6oICsyer6xCzbYamjABNVaS0sDk2Rc4IkOlQb2sApSR2p6WA588sJBD4/9HSlo8RXFRqp5Zqq9ZFqkckhESoiER76uEeHFJJGAEfaEQiw+9Hpeoij2DUNrKsPBIkyWokVST3agPPplMuvgVD7zPxAGxbdYVAIJWHNIzsEHBPi0y7CGlyiCw6d0/qAkwzRA+MnFPrvnG+uCaNlMzs6DCAvkgsrwM36+Y/QLA1V7BXY+9tAmvi/MOg9lNfH1Bg3zCCKIyzdgKCYgM1inCPmKkvKBG+2KLZiKlcImMU1Y6t4MWiqEVete5bBmVZWRCWdsvMrCPEaCc0IGwaDYmHtqxOAUou5yjHDuQ8/g0yPKsdVYPtJCxZNSOHpCk1vpRCEfcCg3G91MWJTFIOP/+qpAgVOPYXOA1RuhI2Zhj1YA1pPEDm3ugLlTrLxhIlJjqr77CG2aRNJRNOxeiFpCbmhHRwQ6cRZvlp5aAx7ARu6Czn5aqjnYoxtlDvoxC2v/5KEhUkLDj4YjbIWdhQ6k4LcMiQhHrP64yRzfZp9JKOaWyxrcLGTW2w4XBSYcflV3WXZBfIsWaID0tjTrHy4/rTjXJrYXWr4G6JkdI1YIduYG2GVRi2CPcMREMUpkZkEFB0+awWjuNYjg3S0YrkTIgkH45ESZRPEsjWACbybKfqIs+vR/hApSyCYMyDD9SP/QQgSeOvrHrAHTfCB7jAByCwEXnTF5NMZkPYHTMsUDL/Ka9qb5TrqwPZjC4UpruKqWPbQ8r+6KQE6Cp59pHai2VHtU2VrUMTNA65jvJ6dmPWccVcMGEkFvNeeTVc0BphYyhTqz6WM0rlRVd8uckWtIzK7OkYhtgwNPH003azBhHJWBYhboCA5hrVDp2nuNgG5+R44zEK1iXbFWgO6jeyd6CSUCZd8b+2ja6+lxoL0xHFU7A2uVnjTQcRyDGZiMxSxUsPxO92hTp8VTXOLSYupyVb16Jud8ryCQS3jTlN6pnKBYRsGNpu5jWOjR0x456eKVJwq8xcDwGpSd7KJtfqlRXfU+h+Vmlo4km3YmI6cJ2+Y4S0GDpD01G+LWWjSC2l//dS0azEXDOVXec9C0q0NnqKkMtO942Ac6yFw05iznM50jfDrvSvPBerq47tXmW34JDqzHA4n8kt0mamXVI/G+xT/655YfExdlDN9gTmNHN6CZGGBuJD9fH4nNZDSlRE5pixG9uxEa2ODeJ6hsqoKs1DcvRFdrRHAxlthXQFNJJHkjNNgukAOFIBNqEBPnKspoBJ0wQfJKEOzgDhRmYQ283mDq/dUGnfisVhELZVyjRliHAyFgmQoCWufUhSIms03uqdrTfd5EQFdRIRH2vgCFaYRJdfyenW8PIpiwU77UbMvKm/1hNYE4gp7eiVdVgmqMZa21C1tIvaKNM7jgg86f/IVDL5XMcVL6VxdBbrPBq6vUVHVeopgw1OOkPJhR9JWhNXEp8jg9OSwsLVYttsb3kMODvFt/JO9A4zFC1K9qxJNF7WkOJqr8MOt8wpmYEwm/azBZ+TiRLJfqm1Cx2QwEYIpAgsUDU88njxJdHRKRvImZfXhv5vextLc90Fmuk3g3qum3rVO0WTDbFaLlMTATX2tfjSrwdsvyMLFW3u5Ci4nAB3VQ3XLuEMW716c3PFc9/It4w4TlbpHAn2zKItt4h5sNzQxtjXD+utTaPX2dbNHY0TxYjoPGy6NLtzDEG8W6bFLDjRXT0cjAvzixj4Z3uxZBHxaZJs9lQqHgLBd4z/b42Xb49T9LFL3dRPvXmo79GGKo+RxHhChPv8uAPMlrPbZ5BXgEh5pF6sIAckYApwwAQogAhmwEgVoAcaQKVCEtb44AUw4AJMAAcoYAek4JIzZ438YofvxEKLVdMtpvPsCnTJUkJHN51mw7572OqCGonhejlHIrUQh6vHM7O8E91dEVQlg4icXJhYz4w2rJ+/hhLNjaaPsg49i8T2zsFRI+/2b5xacTml7TJsLIWVe0t3Md7ACYiW8tzCjfoC4wnP/JJORxYnbGaES4iYOKQwZSk2bOOWTuuam6Sk0mlC+WquSV6FWvdIy9zfvC0Ga+XyxqFciZQCL+1mmgwb91u9/1EuYUM1lbXxLNpeGPjkuTOEDCjox+swlS28ovqkrPxLvwmKl9zD7NEssyLt6jPFcvO62xV8F36TD0dVvhfbkmyjvmve0BKZuPpKiZMlmVnp5JO6tjOlWOatjhXuetjjBsZShcWIOUVU0QN6TZxvaQMn5xDf9AU4PQqmpXe71jE5qcu/PIdBoJeOuD2ttM3DBEmAronhgGVwI4vDLFT0YtnogfUBA8/+RvXePJYcBczihqvxzZLe4f6rM2ilklZE/cxCnPZDQoTSzgHVo1/6p79GHO1MtnZ7uud4Lm1GJNJHa93WzW9tf0QsAEAJFmEKTED9cQAHdgAMOhLZlTSSu/8K2NVf/SlADRpAmROWDh8rXwGinjx5cQh2GRiHD0I+BRMWlNfFIUOFDCEOvFjw4EV59boIHKjxosCIBAlWTAhRIMWMKxeinAjy48GHCj3KqzlQIUidcWYehBlRYUeBRG++LNlTYMGiQY3qdNqlokWUIHc+LGm0KUaIFYtKTMox5FabMcM+lMnx4tOZXHNmvBq16lupT2UW5BN36MKbcSkOLOrSLd6HIT8iFZwxp0aVPx3m3GjRINWeFDX2zKpw6d+ShmVOTEjW5E21ow2ndMrX5MuGFUmGBSw5dlO/Iyf3tSlU5NanJ3Xa1Eh35smSmaW6TuwW8WnFdx9vrJkbbsP/311Jsl69+aBh40Jvm+64ELfRraBh6sRb8y7hjyg74tSpNK5mhHsVs+9aUj5eg9lH7weLmnkSlZWbYTZdltZICR7olnVY0YSQTWgZpOBbEDXnWX6fIQYTVnjVZlJUcClF4XKEXfURibk5x5lFvqHIF1Mj4YTaVFhpJRZfc2H1HGhXTccaaj/lVdpFsyWmUokkijhac0be9Zt/Ump3mpNXycVjgpGl9Rh1KCU2X1/T1eggW8AZeV5ahal1XXq6OdZSjI91xJJ6+RnW0GnuGbQijzXdlxpfxm2Ep5bHWSaahHv95NRqvoV4HlXiyfOPH/Gcg2mmgWCazzmd5gNqPowM/wLqP6aeimqqqq7KaquuvgprrLLOSmuttt6Ka6667sprr772WlSwceDDRz31SHIsF5KAOmo+ktRajQEiVIBOtdZei2221X7wxBEr+OCrRwQoMYUJFAjwhw4xSPDLBVMoIMAnZ/xzQBUXULBDCRSEAIIOHihhgrk9yIBPe1K2BluAoyUKlKS8cbkRSQWKR1Rom1W8naA70QcSTXkubKZqLkXXpKIZKYWefz8+amTLLEkZKJcj5kdcWul9FtxIH/HEEJFbhhQXoacF/RpkxhlYm4A9Q1hgix1WGXSSH5N2WE+sWRZXYyE1TeVtiZFs2tRL91yUX5SlFSSX3PFHI1mmuf/GWJ50XlhWhPSh9fVio4klnl99ljlZSz9qjVmIL5vYWm9oLowgxY0OlpVudZ8UFFiO2Wcz4yxD92TJal+2IX0wuk33YR8uzON1qvHm8I9onxlidh0yuLGL41mU5M5Aoi5V6YTV51pjdIFWN2R7H3VbZpljZN5ezfcc2HJtIcc8k0y7VmXtXDKWpMWZWQb5npuBtSL2n4vMVpJNr255jXKSdSTnOCHomOvCoQR3508Vv56eTY5fNa1sR2JF695EzFex7HyJJwHS21XipKXTTUwz8YEReNS0v9kQ0EZZsZ/KmIe4tpimZnMREdmcIzcPKQp+bzMgBjcTseJ8DGsX24r/XaSylC78Ix5+2JQPNfUpT31KVPkYxK+OiMQkKnGJTGyiE58IRV4FK0H1KBY+6sGFeuDjHlzIxz1IxYh61IodBuhAALSFRjRyywArkIGv6qGCGFwABxmYwRkg4gMIYAAHJoBXA+JAL3sFbAcP8IEP+NAPK3jgAnrIgAuqiCeSMKp6YGqR9GyDMklmpWyli9iVapijsuSpfkSqTHN+k7u9qally9lfK6tWFv18BWdfio1jFMQ9tZiQY1bLYHKchBTOWVBLJNLL9kTGptDAZEBUodljIEe9oGFtO2Pik5yS1hf/CGc8JGrUljoTzPEQxjcz2tvOWBSb27VlORJjkPI4/4m706zllJFaSXGKFLUipY2CELNaOovmt/BoKEAe+19TignD2/3ndCcrkvKqshsXES9zD1zYWjbpSbq9E22U614zrfm1s50uoc/E30OHdkAata1CEJuUCXu5KANdzmRo02gzpeM3zdQJKFwb0IaAc5zhmSw0Og2mRkiyJzN9CWgw2g9Fe/PSKI3zMI+bk2oa08mZ6gwqwGwo6pCET4XqZn50K8zWrGKkbgKKPlRqk/u6kxuydgeUmiGdBHkkSbq0JZv981iOkArCkeqmKXbK2mEGCKKhbcWZXSLNn4RmnbtasnKPdSiD/HpPc3qIfAQ86ZrOJs3hSE5tFrtcTbuWMP8RZk5BciqeX7Tzj0bEoxGZwlQgBuGp3ILqHp4axD0YEcXgCne4xC2ucY9r3CkSpR5xMBY+kFUPZzGriGKkFRk7QK00atdaH6AEG8HVqy4AQAJTyIAU/qGQOcTBBwCwQR8F0AB8/KMAObiACWDQAx9w4R/9IAgEfjAFGEThkHEojzdBkyIh4QScs9mIwZyEqFyWTUJHXdAU2+LUljgIf+zhWGQ5NCC6bXU82RSPY/jGSgxrU2gdA+Do/BIir6zTIYZVUZR+hs54Ai1032Mtje504JopCqFJMpzKGIhT0W1YeUSDnEShB2WuQOilx/TqhcKXzQvqxbRS0yX+yCMVPOH/TGQnspGTrUdDsxk2rQcrjVh2RzzsNA5KO2KgKmWCSxJatXTtDJZ8aFfX/gGOx+FRyVJjZrunzKdiyluRaMPSoMQyiMq94ydlg7RQSZkWZB1eHZufAxxJcSZrMm0Zen532hwj6MAwHs9a6rJXztUQyfa0Ci3lkyi4KJpqSnuZxdK5HybXGnMQo89GQwPYPp1FQ71Mn0MlorfKsRlKA6yrXp16Ix+xNZy9W+WUzpm6SP8vfGQmtvRkpDlEffoxUAIgY8j5oGEzukgyrpjqpGc20WX4o3herDZ7xmQ1Xc9KxytLwvAzn5QpCMp5AgpUBFMfJfGnxS5urbZDs8MensOH/7jllG6F+NsiInfkJC+5yU+OciYqlyNVHBYWkcWFe4BqEIzIx35pFa1pbXfna1xBGnx1gEUqgAgy4MJN+MCQAnhAEQrYxCfmEMgLBGAIMzD6IbtwhgPU149IjiFeI4ayggatl3FWDPuwDRd/19B4n22Ra15rZ8sW2Z9bmgpQdAdAslwpqitf0igBXqJX47Oj/j41pJvUu5P2/coAqiFaEvcmyu5yx1Iutu2OOpmCy7OUQob7tF/ZzeSI80XFjvbtAEPwlbH9gMzuNlPeA7ovRwxzcbXptbEjMUuzxzrY42SJRaNRhTXnRaZsKTgrj+bN1P6TNXvmOvvUPQN1UEeQef+wmvzOekSfssyCjQ/PxDoo4lhMK6TxJ40u152ipuz8ZDngdfTGmMCM+bLKERQpyylp0ku1SsMLZg5dxlc28jZssjEYciASRHYYsTXzgVIFN3xTQztHMz3Pt3Y+8ReGFSffFzLScUwcwhyfBh3N4U80Bn2qFYK4Exok8jGUA1egA0KJgjoi0nslA29shR9DJkrUt3DkwSUmZIETx1Zpt06NRSZLklIuMU3xRCC7E1GAUkEGtVFPc4GspUqjlD3CJhfGUVfMJk+J5lPtZGeBQxwJsUOXUls/FESh0luiknJt6IZvCIdxWFx953LGokXIEioyNwjVNSvXdUY7p13d9V3/vjIBMXBfD7AqWncBQ9cA/TBf9qIAaiAvA3EqfDBeODAEeeADJUU7L3VCMTgjmjFPxTchF0Mk82ZMIoGDF5QyogFNLChwWbV+hpIwBfV813NwkAE0DRQpQ4hg+fEQENIg6ccic4M5TfFrIUEV8MFOkVdTGaN2sxQm2aGCHXI2NRM2wPiBCGVly8Q2Q0NnlRd/v5hnt0Ml31MZoYiDxtZSC/ImegUmByRjHOM0ELU0FJd9kZExAXVBIuZ/3+cmSIFr8wFT/pNQx6dwChgh3aGOKkh/VBIhunN7HFJhmgNx8fR+pjRsNLFBIjiBB4VBHDl3JyQmqwNUwjh2wNg8q1Rk/z1oQ1SzJgeDINC0OCSzWk5DFYaWQVH2MLMkkA10drEngcaja2hyNkmjGwkmitOnTUiDVqdFOcCkNMxTTZDzWLU3KemGHAWJeh5iTT1JOJUGMSPETsJUgD3idoe3JJxkjb+kgdDIMm7DFrAGFhh4JY7yOOKBg+0TH9FTWtakMGO5SusXYsGzPxr2U4/SUMrofjaTTV0iZw7XkqmUUEUFUQQJKZJCTRZRKYGgcZtSW2noRdOVD3JomqeJmqmpmqtCTCxXLMUiCVmkLDL3KWE0RmWUXYCoRt3SRr7yX3SEiKqidSXgR2JUL/ciBGdQYHxwKvJAABiwCI7EEP0gjOujPf8N1WlUSWtsNmLb5mC6SIV1V1N1ImRS0lA5RZOr1kITmD2E1UmVI3lTxIEWojhe6UJ0AngPNB0ZQ1TMaHAheWUHOZi8g4LQJo8p9lh4VxnOk0NaCHi0sUGBskytoRgbRVFFYiO1xGJXhmx2AiO6GB4UWpj9sRYS2Tm6lEuGZWlHRn1nh4RMGEEbg3Y0+W5QGE+wBhm4tBiIMjgbuaEVShq71IUkSnfjJ41BsU2WtDfM+DFgxST9xnCZCVEK1aQSSlW+qDjSZmBSSH4ytR9+dh6SxBSvA1bD</text:p>
      <text:p text:style-name="Standard">F2RBajeBUmYCmIKywVpnlRtscUpoqY8l83rPqDabFUuSM5CMQpNaIqD/aJVTSBqM63ZqWVqozhYYSCoa6hNxGDYdyqNtjjaGNaZjsBF29lcRDLWkMKRXI4RTMkh8MAQil+afjPNK3DSGI7WmOfJR2hM0cYqhJGhQFjIzb/J1XVhMDqJOo2cwMcqOopM9peZUDEhjdrNw1+g/5TRjYMdmTFIpZqgpG0dz1Soq1koqq6mt28qt3TpcdMhcV3QsL5eHg3Bzs5Jzuamb2dJz4MUr7RWdLpCITnAv8TIv9IWcBcYRpxIH8OpI/UWMjZODlOlYv6g3TpWKxkdvuLGOKwc/w/akKomqeXImtBFP4FQey9g61jlPupigDlV+REI/3aZoxddqmdpSy4Zq/8c3sm23n8B3onjFFMxHWICVV+BZfp0kTgc4slI2HO9hg1fiqMJzjQkzYea2ck6WOc52H9hJcXoRp4XqbjFTPxn6WgoItBDaOSpokl2CZASEMh2TOAYrmLIDoP3TfeOJpxH5JDcDIZHUks+xKBMVH6EHqUziasUDkSnZU26SF872gJOWITArqWzaYXoXZrMnsd8xUB3iJqsmZah0k9aGl9hmGrV2pBbimL0xqSvUfO3pSpgGkqaYd4KTKBMCHhPVfv/UaJGbIrw6Y7UXf4end6hDN/jjtCIlZIcmGb6BH4F6gWZXU9+ZGqREYtBTIjLYZSPTYt8nfTJrTaXmJOe3OP+pNGF1VY0nVlAuOIG/6DdUhm8Y1ZVNZn9aM7hApYAZ24AGwoxitk7UsTw1xWTPy7lhwZBJyY4Z90O19XGhwiy85a0BLMADTMC0Io2vSSxadA9XNJqjUnN8KCt+uK5qZAmD2CvPSUfyKpw5IAF+BEjHSQE9QBAFVomXmAGamHiPAycKmbyVBEOA1SMlGrP+tos4m3dKyijEGmtV+3a/M7gro6g30kG9doDVl4TumcMSdSAdSnqqe2d6qVlO6bOMl2GP6Y+pdL9jBW3sS6Br+Tkg+YlDyCbFGkNFhRuCpo2PV00JFWEqhBzqxnqi63WW1z3f2TfSk5LMeqgOmFKqMzX/8JQ8WWjGAdXDyIZDo5VneLu6eIsVFzQkvqtjPFNLvBE8cxdj/FcfX0bJMhar1tSlgmklMXmTF5k10wvKyFdO5rEms9OL/rMio/NBhUo+UAEYJ0Vx+WQ3bgWOLCy3K4lXGvhJcQMxLbFVpSzE4beD3dSK4JQx/JSnYYzJ7GhPkbqmltQhXaYoVll6lIN4pOGo0hO8arkcCMUoXgKDH4S3zbOMKjQhA8Ko6nF3wzxOyHOPqLhK0eSVq/tjHpVv7uSqVJXEsfSqFzi/VKVXeErOcYd3IxNNUvO7WfKwwZdg3SRN9Ah8sNMTldILXmBb1Lopaegp81BEpVLAJW3SJ92t/+Bqh1cUm8tCm3t4mzo3wexKCd4CLh6xKxPwAybAAA/QXwt5nDgAX/KFr3ogBHminPJwBkggAULdAD6gsqGkWbvEjAKiH4zTicykyvasXIoSzqrMPheLUZt2V6N7hfZbnvj3ueazPzSGxZkMvsPMIoj7EoCFUA5WnznYT6E7HJSlSnx2JXEcGcvGtcboPsxqZmy7xfHmZtJXPhCHl9FjsZLbkrhmva3VeSk0aZds1/H7sjmIsNoYjBpEj5RcWf5ohSEWGRtSZ9hDaBajZbuReSssPlqSQgyoIjYyaRgCQrjWjmeDu/U7VQltSbJ3eIORkIRzI14aJGUSOzXSYZXEgP+MWU1/eY6SS5+xFoQWHYon9MpX2aklYjMiZbCDc56TtqneFHxtBTR4d06JyWU38rhKPG1EE7zmp9hC8x9l5XxdCD+MXVagCoWNRzLsHSH3NmKAkox0uant9hU9nBxswXgfCM8TBXyyl6QoCEBARoTe6ShfaKxXDD4n0icyxFM+W91r5daDTSZxssTCG7sG+IGnsyapGDwEfX2BoWnCe6j8VNYP/hI75AWDAJod53FDFCo1Z0QozeRN7uQp13dEcUULXA9cBCqeYps4V0Z/ONPX8gH+8F06xCsQEANTEMI/3VwFUYjvJS9RJ9Sf0A8RkRD1oHSLODBc0F87VZdqlb7/PGEmWviVtsZBclp9OAaigkno++wyxoNPK+PD8qxuRYw+8JY7dg07gA1vGdRvFgIYkQRM7zumbqtXVx2fGyO9MRp9ERXPq22lUjWQ83cUIFOU/2TbdcpSARkl95h7RGky2IY9h2Kh63ROyzvQPvHNIZbXz0M0mEZj2qZVqiQ/yui5gt5wLolRmC3FwefrwXhmV1uDWHUUmY620obHZROPutQlodd1r0ZBDiSsYhWKbOtlTfk/LLVNZQ0fK+S7IbYn2Si3qX5LIPtYEr7skYtXg2zRorVsD9pPY/zunBcmY3bR0xdqQeoZbsVjplXQByvNc4J5tfYZHyZ/dX0z5vmg/+4pyTs2z4RMg3tny1sGmIxJfo6Ve8Lj37n9Y1eVWRf2i4VVGTjEuVPJWHK6P1vlSsncMn3pMg8tJbUcS+37VZvdksPByX7uYop3eGNsMIWCuLYTQYC1d4Xeu0bTMdHa0fsrmmvICPfw5G3v9m8fRbTEEFUkrleURcvivzBtXdLC5V2+LSRgwbyiiJiYB3eUH04gAe/1R1HH0w/wEOjVrzaAAz19SP3QagsjxbGuu8MTULosinp5v02DMYYiMz/fJveTjjl+jsOMbK+ztGETWvdmN5vjtH9TKKnolDQCpQaVvWjVTIzSPuQ3gx7jedu2aLiWP3QlMuAEeVPK3Lr6Ov+vdbmA6jzJZovDdk32XeOO6agZEvyuH+hDA0+3S1bg0WMZ+o9/VhWta246NRy0ir+FkjIIMqa/VDftZ2KdbTamK7h++T0AEUeewHryDBrsUtCgwIMJGyo8aJBPHD4L+XQhKA9jRXkVHTrkuFGgwC4RIYLsGKfkRIwSBXrkOPHiy4E1F3bUKK9gRYUtbxYkGVFnTYgHVdp0WK8Lz6FHbeKUqJGh1KEGdzYdupRhRaZFHdK8WHClRqYlKdbcCjIoSZgjS9ZcalUoTZEHuVJk+BGiQo5G32rsybMl06oWtbZUybCgwrxPcc7MitMs2qokX5YEirQi3aGLXXK0jDXuS5X/mbX2fdxUpsq+FPWi9ZjyIMSpgAeKDBt17V+Jk6HiHFmTa86+b32qXd3Wdly0Dl3eTjkR4WqUY0tTFao0uEWhG5lHp3qdLMLnbM92ZB63p1zTDR/+7mk6qPDprj1Xv6vzK8h/8QKdAzDAcwIZhJECB8mHkXsSRDCffx6EMEIJJ6SwQgsvxDBDDTfksEMPPwQxRBFHJLFEE080Ea/k6oljsXokqQefe2Qs8B5G6vGwGgMWwAEdH38EMkghfQxAhCMQwUweErsAAAMTFBCgAXl8uAgAJUwwAYco8fmngBwuWMSEDFyYgyQInNSyASpzymijhZwjK7H83NqMTalgouoi/6OMkq67xoTKbrrbpmKOs+1sGwi0+nxaTdA6+XJNOrx66+2qjDLr86YkGcNztrcsTTSvk0SNSk/ZJFORTruAkwm8lVpCTFL1JKsMoatWcirR38xCTbT7oiNV01VH6vMjQsWSFCpc4/Qp0WZ/su2khhg69KvfWh0P1LoyDbXVJFFji7uLOr0J2D6l02429ChFL6Zu3dPPo+DKsmhSyfYq76bh7IT1tvxwgqitcyXjSCxOl4NUOpmMtZU7XeFi7L3AzH1zVOBSc/Mr6QaD6y49M0KINI+J66yqV0NFibCI5pvVWoY9uvW8+WLayi3ycqMZu0nb2ysua+P0GGSPtYIuK/+xhL6OUGwVe+s6lDyTayp5dcvNpuG4+mun6o6mj+iMxl0XaKsdnVTjiD6dDOeoMI3qMVK5Nm7YwkgTNNTeRD7tvN8Ipekqg3WV9W+ww2Mp1VZ7+rMw2oYaPF2wg1IZKmLD1VWpv1M7SfDgxKIPNaAajWtpyDIKCupXk1PxvecAZl3RxdW989CIFO3Pj/9uFzCfc3TPJ58GDWQEReGHJ754449HPnnlly/RM+fr4SPGeriAMZ8Fex/kHEk8bAGEI0SoYEjxhfzAHwMMqAbFeg74EgccYBAgASc6uIACCS5QQI0G6lm/fRzqF4AQCBADCmSJDg/gQwI5w5jQsUc3bxn/XKTOgi+aXKplKUkK41SUlNc0JXSpihPgZiWXjtnrX7MKzqdCZhcITg4p6wnba4qlK2vhCzumqhrjdIiXlnCObSR7VJ6aNi2F6XAsGyNKQ5gSxL6FEDchyyG2RMM6uXTFTTg8y1mqdp7RuKyILNmMFUPiFee1LlpRqctkMgPFwoznI+SZm21yU0HYuCVm2YmbyupCOrjoDTfU0uHUdHi2zznLZMPxmg79djGvLQtODUtaThRiQ4VJzSZfK0wXw+gcLT4SK9MaD8UyBrKxlSovsqqiCmHolPYQUjWhxE60ZrXGqhBGZn2q4CwHBZyxeGY7bdqJH912N9ihZyrzQdVT/8CSlfMUhyb1yZQWFQMVxN3MKXNkHKyU1sdBLaxcILtKncAyxM1VZlwuzJUz9QO1ZGqKconxIHjYWEbHGSdgXiRmbJBSMWctcYV5Wst4FHWT1OEQjnAM5wYNOchYtY1YsjnKwuhSMPrkijb9qlrElCXN2yxmLFmDi3A4ZtCiYIVQoMRUREN6zI9skjryfAwHH6okP8SjEQK63YGAx6DrDYJ5PwVqUIU6VKIWlaj01Ekc8ME/fMBoepLoXe8Ysb0N8Y8PKzjfAiQQAK4GoAJd/apXwdpVHGjBAEdYgQ9QFIc5sO8CJpgClqYwBQoIoAoUwAER9seHA1ShfgvAAA7CFP8AHGCJDlLggl1mGkzK/MU8yXrdolb3nRK2LScHrQ0JL1ung54kWSTxbCYhGsKttOssV5wUD5X1r0alLpP+ZFTDvqWf1KprMoyCoMOI5jIuZrGf4ikXJO+UTbsFFIeMqhkUfbscouQWKCqM5dna9BSfcPGHVLRaQIeIL3b6pmHCHSOt7rUn24CzZFYZYW1Y0q5VFedWPvzkGdkFtotKC5Z93JecMviXTFnLXj7LS23oxl7Q1gtOfRHdd5+5nEhJF7wh5Q5i5OKc3CxSb8N9WFaS9TMKU7GHmy1ouJznSYImB1HBzRZxnHIezmGwkpcV6HCReTWfkfePMh7md711n6//HWYzzQINS64iXwgyLD2nlOa5qqWo4fhSbeCKF60u+s4P46k1o6lbywoKKKwEU22YjE2xMJnZ2SUxPmN7Lh0XGc4VhsYzCWZsgQUTEspk5j6/Qqaa2YSSXSrFmcMJDbogvF6V+Zl1v4xpgTUjFEl5EzyQESczZZsa1CHyx7JqldpO1Sws8/NZWNNP7XAHoOztztS+SxDv7mFUVrfa1a+GdayPh1TosYh/XHgRF6zHoKlySCE+SMD5hB0EYRfb2MI+grBZkA7h4egMaWjSW01AgQwYoQ1fglIDJCGPAviVAj2wQg4kMAX3UaEHDaAjI2+WYkNvk1mCSVhEywaqjdEa/2hwshxWuqIfB8YYvaZplEBLyzB9UfdaBTbPZh3rXmUemsIsLTO92GznylIyk5b6WNvuI+S1zYWGTTamvoUosj0RTYRRc27DYLZOyWHtzcolJtfiJW+Qh/egcpRvG81mZkRpDVuK4o1SyuWzX2WmwB+m1otXlW+T7DG7zEGq0xh7Rcd0RpUsfE+SMYis8gIuwqz68G1XLqgnyozlXnZJL+d2NdYE2D0Dt49tI8OX00DTbj4ZcjxXyFl4lYzPC8cbx0lVs4/hCowQLmM53Va48LyLMCCtj78QdSyTbFQ3GPtcbvnowO3MKWh+UZ0uWUMZkrF0g605cco8uK89eqdOTP/ZvMWu8zfKOlZZ+CX8P3PzmtGrjpftPWXRzNLQqx2UV3ETlMUc/530lNTLEoRl3rW4txxSfYb7TlJaAJmWuxxmwC5H2cSowrl5iTTI4CkbMhu/4H2RPpbIeeiXy2J0ifzDdn4AEO7+w7vdYU+qPpW1ABTAASTAAhQqWmMRPlgqGGmq61mQc8ARX4uDfzgDHTmfZEs2ZLtAZDsCDDSAtNIJFDGIM4CRBLqILigT6MG1epiDBOoCjKAStjqDsFiT4SI0ELKXlfk8thEwRrMo3/Okv4ATpgEUAIOxyIiaEzMlFuKZyQsjRMkghDM5JWs01+ioWuogWKKL56MK6NolWIL/k+NrDmARFlBZjyJqrIXhuhQCpOIQtK55k/wAtCTquGCxm5XxF9m5wpxBFVBbHW46sXy7HJDhlTMKCc74pn/Cr1lSoZV7JjdBo4MRuLGIjn5hj9zqjbHrL0Bxl+zaOyWkoXp5l4u5oXyxLEi8wyJCrWQpmd7yvbP5iWWZHU5qFpJ7ObNJLpOjIL9YHHnxQ6GhGDnKIDKSGH77vWdSmfwoRG4BnAvLrSPbrEebG1hJDl7hojAap5TKOJSgCxdik2LBkzfCE67ZxrTbtyTkr47pullRp6+Zpmq6pjpCsIvpxrqJjZfznD2ZvWzCJGKcrXSpioCBGFahOXh6MHy0E3hC/yoH8iV1GTJyukJSuhzbQ0fEOcRuwo7uorw8Q7AqYy8J+47Xowx3S638wppzAUkk2kJzwY+IjJ0GUosgVCcUC8Pu6w+b+g8BARD+SzUFQZDgMcCgFMqhJMqinBAEjJ4YwTXq0bWogkAQOQgfkAF1eIepbIKpVIerpEqsnEoZkIEzKErqIg3ewKL9Kpq6Oa33QhRvMiF8O6OeeT3Dib/UwY0W+jduGh3sEsi7oajkW5W0Q0JT8brK06waCqGSOhzFaSDTmKQdIpiQOkmZqTG2uSKTS67xwhNFY6EgKossokZXEjG5Q49bcUOWQ73BmClvPLxFyjDY0Zp34bS53K9Mm/8gsZGdUVGyhyEIjrklVdmlb/kvkxqdPzsjYxE0SNuau/QafQKwjaHNusgWWOEUfCMnoDMl3riOsZOljRu6vwm+lRNMO7GYOiGa8LIn6guh0eI6bSKPNTopo1GXzNqY6WsTumElyWEW5RvGruNC7ZIzUiw4NXqKHyutT6QNyLiVzwBNOlSNAGMyv+O7w1g8eIK9nFmLTBMv52jEQ0MkT1umVbSMGeqzpmmgXukayHGti7IsoaMt9HOPoug+vlBEeYwxISQmWFw5IXyzEmWXxnSg02ihvszOljsVB+I41kGW3XTGcpoTfXO9FJuukEu4qXAceeqkYwIlUexIgZSTpPv/jNRCDqLjkxQKQdsJEP3TqQb5SewxyjZ10zeF06CqtBaZiKV6Ef7JB0noqV6Dyn9QEg6JAzkpSq3JO4laPSVKMi/KJR+9pMecF828rAO10WjMFY6BFpOrlIsBNFxRIe+go+zjRZRpucnJuKMLRajhQ7QhP1ciKBUz0YQrJFkRsCCDO5OxpClExf9qzHQJvhULCZDbx/RMElAdvIBzJT87rXWZvpBDIuhwjQKDL/rgE2l8lmKyxLUzrS7i0lfppNWZCYPyOpVJC4EsT2hh1IDMULNr1Uwh18SzuTxB1ExpleUaj9MKsrxBrhy6w7ybnbl8QuHSG2CiFddSi1AtmR9T/8vvCqVCYs3HFMRAFCjjrBVTSdZzmprRQ8anwaxVAbK6w9BPXM3KjESSeS5QkaS/tMb14iGBPD9r6oskhbFsVKxSFKQfwxzyYEMpYieDNA5gfJiGQiaBRMhm3CWpMybYi9n3aDS849iBxBdroaghbalIrbNWzKaG5K6GcwsXajEN1azpKh38HKVM7VmoaFbR8pSXa7wOhQxooRwyHC9ossujmNLW0VhT0Q52lbyXPdmDmkNoMaKRoSmcJLXcOTVGQLV56J04ZdzGddzH7RC5jB6lYqp6yAc87R0bGQQuABH+eZAJ3BCDcNNEFA8/YiLykprTKlAW85nPGhzqo0u9sf83N3m53RwobOpO6BDJo4lLhZ2z24MoPdGnTprX+eyV0Mg5Eeoun8PSfKs7krFBlgzFwkGw2gSun3nNQQozJFVQUXQ3hWUnGR2h3zi7qvPeqfkwoFlW7EqSel0OMWtGs3w5j0Iv3SvQ5/qXPvM9gS1aT6lZSG0wG6VfW9VZsQGN73hW83UY14o7VsU6wfPeTiuV6mIdSkSM/bqMolFdd0HQQuFMqoWcQfI4yamu/qKlI5Q36OSyr6UMbmlOK6Q/cZGNSAOkTVHfykS020odCs2scuKk/npQqP2wklotlDs6ECrEKdxhnemTO+ox+zwO0gxYY8S5feuZR7wjK0IvZJL/TjYqvjiKOB7Szj5UFopjvTPD2XmkwyqcYHgRzMbQpzN8X0rjjfOyY0NrxkMcGWnK1978UsNzre4Ip+HjoyXSvBZ9MAZ+Lfa12YYbP0FG1Oboy2GUMLU5juCg2464yTMdkAFJU99RkP+D3FEm5VKOU6RskenJtV3rHe0BkS74h3o4A1iuqn9ICD4YVGF0Q4R7zMPDV/qo0loExz3h3WQtOPHgjaZBDRI9TVa05IB5KCCrqFNhPILKIEoh1TfB0k48OtpkOAIlInX15WKKpDCsjSQ2oQk7Z1qNCfbkmtoKjeHztJH9nFuCMVp0z3o7wtCZTYfyJ1DsoWZhJ18pzDva/xX7yqx44yyzSaRAGtPX80KYXK93GTAxLifTmbAMKxv4pU6RhDcGG9j0XFmyLb+YUqKK8q9whGI2U7nOscIsms+9CaFSdc7RStmWolAPM7GtszrWKsaH1WVmNUw8pDSMvWSwUQ9MFS3XiSlvntZfldqBkl2ojR0iVTjvdGbs0idXedQ8Qo66wblCWZfii5jFwWM7vuBZrBnonL5nEdqDnaY2g8TR8yjkxUaeNruabLOWPS9PlbKTZjDU6Za8gc2SLA8JG+mm218nYtDYLJV9MkYJVbdQzbft+2J149+Yypy3C6VICtuEuTcpki+mIxibcWE06i+tK76ZsL9AMFOdPP+1/uOdnzTl2rbt2w5AyU1l6WFAPY2qAolA3CYRmQahGY7guwYi9ZKT0cy6qgnDwa7pHw3fDBKnEXocgyW0k9XEzyzXHAUXs4mN0TPkiCSMNSphajkiEZY8upnuedzVSoQavWnb5CwkUBJckxa4kfnYukaNjPPFHJzHyayX1noK+UhPDBvp6hXw0BrV86NeFoNQZE7o5/UulR5sTalvHCwixAxSWFpmhyRnU1FiwlBZSAq669S6j8uXTANJuSTjuqE4f4ONITxw3dxQOXO7TkkWgbGTWsIgysNZfjveF7rCm1NYTCZFvjU0xnOTZTJDxxAMziOuL4Sw0UM6Ega4DSb/S+C6tCtcI2lBpGqp57ZdVkA2X5cp68raWt1V1tdFZiOtREyyrBLvpDN7T5GSxgN+vI7zRRW7vQa2Wq25jCidV55umAw3UQSeRSLC5uw+yVOEr81OMLy92h//LSpMriRrMEZjr6KV2CHTPtKzFI2lHLZbGWXG0gmD0coDRhLfRxOylxVrcU2Oh9dGU+ApkKgS7l3n9V5nHlqTCaV8Kl1bEANxEF9/Zdt1Y9QMJSyjmQ07UkUJFs7CdNRLQhZto7b1C5BLwrjj26iJJviNNIh6OJQ5XtQSy/Y7z0zV8UQKjSG1QvJlUT7yriw96QSWohwsRlZ0ydoaoqGLZmJuqPSN/zzDJCXmy0ShRjv5qlgMT0I40hhTNaQF47SZ5dscxUMLM8w3Jpdxnq9xrWqI5F2zDL33/kNOrTkQB1Xr4BdxGuYcV8Jn7M1mDS9SlWCYnWO6Ljl5dcznavRj+heABBjnuMUSA4nxpagy6mgC09akVSlytRk8P7S+xUQBHRnqnikPPjg95jlWl8VlNmEPkmJmnCg7ynZgOTCY9svHNnXeHMgvvWcqla4OrmB+96xUwbJ3R/cBb94xFU/yNRl2oaN71OCtHmh43c2GPHqKu2Ja+azmULSS4jA1R0IoD+kb/S4jbLzKBkmWDkUvHqcwdyi/BNOV9BbMZHaOg0QjRF5UXP+3z9Rv21QS/7gpASk1nuQdZNf93ef9DykZF7HTBcRTqHL</text:p>
      <text:p text:style-name="Standard">K4O79DKG+KPzrQu7CzVzdfpKnNcQyHWWWrbfGVeQk7JjaU78oOsP4QlcOSiwMdxFYvquwVr3mIxf7zuHRPvcgfL/GQJKh3987oCeZLDwO8LRHllzNgWVxgJAnj4/ALvUGCpRXz6BAPnEadklIUB7Dg3EqynuoceJDgR0ZJqToUGHGgSARRjyokiRCliT5dHlIMKZDgg4x0iwJMs7ImjxFZowItGHBhwe7jLR40yPJhUYpmux4sCHPizYp/uwocOXJqTATWowI02JCjViDTjyJtCpVm2yRJmT4cC3HiSv/w2Y1GZLrT6JCddYE27akzJIUj/ZUGBNqYZFsp4q1Oncm1ZMhyzZFqdXs2pxQC7qcSrgkwb5N4boFu/jgVcRPF9PdSvLiyrRaLYuFSnZhUZIRn0oMidFx5aojTa4MXhIySsQZj8PdC3uyx6U6yVafHlTqwI8Evc4lejcqcpZ9zXYvWFMo1+BWEV4tzR7uX4bRTwb+fZglxqcz84r2HWOBlYXRf1/FJSBT6ukWUmkuwTRTfFmVdpNX3bmV1kSnCbiYcd3lNBZCbP0U2IZEtYYZQzA9xRdjo+XkVHOGbYjafqCReFxfa7WUlVzwrRiaYruNuF1vopX4jx/xnBNIk086/5nPOVLmU+U8/2CZpZZbctmll1+CGaaYY5JZpplnopmmmmuy2aabb8IZJ5bj3RVHPfXgcw8+9dyTT59T3iOnoIOuqRFcWhWkVIJ+/eSibNTpd5Fs+tVFF1uJzRXWc0OF11GGGDJFW0u+jZQjd9Vh1dNbkB1l1kxIlncba7HJltysRBF1kVlzbdTbVY3t99Gu6Rn2V4kftVqqqqAKyFZ1hoaHmXzPbmhWWLCehOxzPK122YlAsQiUa8/+KNFm4TJ3mYwp+Upab6O6ROt9srq7UlUhynaZUAR+VlevMkX7oGeNfsYSq8tBlVphIsaX3nnHCabfX6WClNqkOwb3ILo35v/0GlcE0iSVUCUupiCm+77UrXAYAktkY6KqZN+JQS70a48YicbcrDYtdiNmum6F8oslI3qsirgKd2xXs0GY8IchRhZuueymF53Thqm2EXtMT5WuT6cNpqy5EaK4k4Dx6RdsZc3WVxZHwh0coaQEviaYjAJDOxhhPtnl89IKNijcf/xtKCOoTAWJo5DYKfbdjwd795yHpWJ9FIOzjfwiWZZlilKB1RoWHkfG7tdqUJPqiPTEoKKWV2UBnvWjqx/qZZJ8opWMlrlYexctrrlPWDhQMSnJ5DnHI388lVNOmQ+hz0MfvfTTU1+99de/SadC9fCBZz1c1CMJF1WSf0492KP//yZxCB0l2nU6AacVaz9Ftu2EDY60U1wObgr728f+CjY62VR0RHUjDV1Od56pnZA29ZWHrc8xoGMKbwqWtt0Ab0bVyk/v8LMfCTGofaSi16goQ6yzzC0ulgset6YCwPo4B2nryVl5kuY5Ed6LLIWBjKpAOCPYuHBUXLEc+xJVJLHdxDjsgtW1ZgQRRIHmQZ0SUXKCYi/J4eo9/Tkct4xouYMxKn8v6xkKe8YjCbUwVSwL11UIAxfejM5FMsldAyGCNZcARywjeyCjiqIxpjHlgRa6Y8iEdqBR/cVh5drMjUqkr4NBZlgKEpWNKEOk+c1sXEa0VCGT07IoNihkl9nU/2jOQiAR5etxhCtPbgRpwbfhRF/5WtCBerYrMh6qjIWpmM88lZmYBc1xNFzQCS1TxVwVsTUjs9Fn3sMd3HVEUpmZFFlOtLkLmVGEXkQk7kD0IP4JpjyRLOHwvgjIwQRpXztiDWY+5h8NGkpANeOPI8G4HopdUZqbI41lMIdJvwgsLk9Bj7+m9aAVpvNCV0wnr05nzqfkIx6NYJKTAjGIcwwiEMsjn/PS59GPgjSkIh0pSbukvTvZCU+SuJMk+tQnRgyCCyWd6ZbAY0qAyW0i/OKWdfxInQLtEG4ZMw4lT5dEwCDufZ/iYGJm2cQcragwRunWbxAknx3RL0DOktw97f+WGTauzkPZso/bpvmobCWlWNZUYUuemr/y2CxxeLFh7Wz5NX+qbS8vAhE7gROvlvAsdBB70WPC9kTd5euKs5yjerRim/3xNGFu484uRegVWn2ErScK7L2MJrhmChJRuMsZHV/ywTXC53AeIuY3Mzc4+n0TYWtFY5GqurUQ3StltUJYdpC4o8E5Jpc+fFXTTKeWFmGOnGgEXGc8NkvB8GxaqdXhtvyysiGNKC3sHKxO9bUUyNVxhkCJbF/ZmkrTmPAtlN0btd4COKIOZz/NrUtqW/e1SqbHpqMlD2h2R8xZrqhkP0KlUORCH2Gd7iXQMpGnMvshshHxRjYtKt1MeyH/syrViACDiL3IyjgHTnWgOoXiIKtKQd+gyogmdIlHVAauO1auQIulTOQk0joOa8a8ozqXKC0FMp7lUTzuqm6Lg2jG9yq4jSzeECOWlLzjBYIRzKNSPubRUZpiOcta3jKXP8q3qnAPH927ExfyhA/yDYIRkujySPnDzvowsoLzrNdpFbnds5jVuMpx5MKCRVwkCzTFvgGj1RgERQFn8W3JotaCNOXEaEruNgItqK6UbKJatS2VwqtREVu0tSB+hdNfi2aMQtXdQTaLby0RWgFt3J7yvs2SAzIV1DaE6lUf1o311J00G3vbtIKXnVXcSK9ylRvgIImMPCUqdGLmKuUQ/23U6yFlh/K8uy6iB8+BlqaorvJGftZGjcStrOIs59cMO7dYiHyLchrZWND26pQbJna8xCib4ySnPqkx7j6tCG33lS5zBPUNosh2bJwcs8H6UzheBmlTXnJMU+tNmxrLBUbMKfHeviQbYv/CuAoOxavHoW/sGDcxzkgaOiwLZOkiLk78ocqxC8IZVUB8v36tO2gqbibvVN3MVqYSi++qm+Tmd2LPHRWU9W4c1nIz3opRkuQkm+zGtGVO58jaVZ2ZlWsUxNAUKZGgyrawwbolIjIyl63FthSeO7Np6BptMvSbeW5LfJB8LKmiTUrzRTdapXOwOfCCHzzhC7+lL/ukHv9x2FM+7uSnx8NUpobHnhFPLGwGBtGZ7pZmGyfnuYtlqNIo5CMvz/OZeRpojyYWknN3OBwSRQWEEJRYjTr028iSu4ogPzaRV0sZxFfVr5VmN6dR/G5rsRg+prHt4OgoaX0hV5RKk3SyBTbIe78yJMMq/Xak/eKAEqtDitJkf3EHSxzbGojjHQpItovtUeYG4HLz99P6mxZSNlTlbjY0SlRNReW3kaHsU7gkjRT9W9iwi6wlzk9BlyrBjrMdUBHtltBw2/6EnNP00KrtUlvAHmgYHQC2FW+dhvvsjAT1DNftTTzplWaRFaocmK21G9aATvtlDIiEDe1ciCut0omYntT/cIay1N0BmUpPNQhjfUhQ8cWnLAR2/EhuHArEDFPT0RNx8IjMQNEB/cYyIWEZvZn9nBiEsR/ClFfu0A6zDU/KZNZN/M/IrRF6LGHoBJfLqI5p+BVvAE0MAdQJsZjssASQDRnvlB9QSZHTuUsSnQ3P7QvKpE3o6dUV0Zb7MNj/vGBmtZjNtBytpMfbUMQ5xIMfOEnyZBRMiWI+pNmVTd4pomIqquL03AX33MmerNSenFmfNN4qTs/SzMuk/ZbycQrYTQ4dhoxVzRx9ydrITdHKPYv2Tdt5RIbQXBgZ2RGQyA/vPOHKLdJBaZ9fuA/VtGE0Bkm4OAvpIIh8idqq4NGX/4GLsdhHtIQbe42hw7XcOKKXKRURaQnMhb0fs3UO2XAQRHxLdMyV3DVbOH0Lw+1fWDRLsXALTrmjCBbYNIrXPqXRbRSf/XQW3TBMg+zXo/iZ4jhY2+0SDFbToAUS2+kPCrVTOJ2WAAYariWXg1CIAEWYT+DW/3VYvlmg6B2I76BGfClSi+2iZ3icYowGrODNotgOwiwRZjCan3FHId0LcQXjHprOe5hbf4kO0NCPtljLobygaZ1SwYhN29UeSVLHBppHgQHYf31Kp/FHZdigGlqbvIVfUOHGwjiStjkSNvIggqCHKq1YqVnHMq2YUjBSQsqHDxlO9iUSGOIKCMmI7v+tWg72SP5Ql2R8l8/4kOdVCgre16X1WedUoSZOJdvlSJFk1hvqWzIOCC5FE23dXlftY8FtBkgI2FQoSSD4AZSkmfJMGfnYYnAK53AS55e04uI53veEDxdIQpXcw/kUp6CkmG9xThM2GCn1DNpoVjZWkyrpxzZCYY454X5ZDTP+kaNZZhHJxVERzHhWTYL1oV4YIcP4Hu00YdaY1rNFB9/wCA5aZCBGzP3VHLEBpDUCpQ8BRl4GHYHeDnZSIh6l1qW4y32oJGfUyy+KiOgACcTEhuZR0vwUGm58Ez/mRbVYTSLu1psxRxrm59gUFjCtTF+Sjmlg16TAi2xJEMGczfD/ERwy0WBsUU1WKR99oNiwMdMb3iOK0aRRksYzaRtwWSBSttelFSUHUs6hYV1eiopU+WQechV1yBP8kNJfeWaByF/glBCyRWmNamkDulMNBlV35VJ+XYahbEswRs6u0V++WMx6gqm1uZO9RZqh0eQfSVXBgBz8yJqMdc00odxX2abWuZE5OaYG/hJkWWmRwGioaV6OpVXAwMxsoOO5aE22BabpjNMt9Q2DtJbwPAoQ+uU6MiXOIRh5dAyxjCTncFeCiCbgeNVUjY0L1sbW3AzAzc6iLJpcndBB/INEfSIoTtmU8F10Umu1WqvgteKY7Un43Ek9PF4tXqubiOdj9c2c/zFL7pTmsHhSRdwHxNja3Dkix8TdQDLNTlQjntGkeaDpqe2PYfJqhrCLTpKhtBDLd/4r5w1jqtjprD7WdalaITlMvg4X/qHMndXrByLfUsIgsGhsxsmr58zNQGUG8zFLwbXkyknSOfHIi2HMf+7WLlnooZrNFkWYCF6eo1mlWkZjW2yRh+lWGulVwIqXwcoSfN4oyfzUbQhphSxW/UQh8yGfMiYfJFYiPXYGdHVky1nWnRaf6DFTr/VkRIbKMrFTzRUaDjVheP5lMqnGbg0dTVgNDhUOxPLXl5VnHD0aTGKIWAUUS8Ks8MgM0gmOehnVPAZs1HjXwuqcWKZm/wWV7/+kmG1iUsgyzGtuEhuqpVx626y+WWLsJ6RxZZ2dnmlVJ7BwpMze2iPF52fFKNPpUZ/5aVgirsH17X0ZnbPkz+8NJQw6TphaJftE2yyZ0PVNG/B2TqO+5xAl0HpoS/LVXedgWuclpM9gi451QfFA2d4xQpTxHSM4pymGa/iK7/hWT53gw/Y0Hj4wp7eSD3SSL5qIHpGITeYk29/qFQjFakHGSxNVnmRRLy1J1oWpFtOeFtqhChSulvptICoREw+Fyoi8kVfu3FIGx+Z8jf9EZY+q6MgS7BExbnWJ3nsIqljVXL/QBwGzlYAh13WJocbhlv3BEGoODXalUbUxSAG10tL/MM4Kh5BYnpaJqF+PsC6HnJ7E8E95WeTGnGSwOq8m/u/KNJgCjof4FR1hpVoN6StjIC7AyVmQyFyBdSHYYNcLP1Z7sqbb9q8dpWfZEu63Udd/vVjZKiXXVJ5IRow/1utyEOt83JkBPlx6umgfHZ92cZONMa+n1lZ+wKBaaNOVKku5pFbtGtD6rMZwACxO1R1uVG89MnIJ8w+kVVxaxefwsWFDKZHjnHFh7S3gMPDx/tx+eRvQ9mRQaZ99yHFkqk3PpuCA9tPPbdWuJEYYL52vRSy97WnR0Oq7II1RdctM8oq9+eoyrSUNQe8cXVbQrND7FOykqhWEeEpUEcgbNmsj/zwr8vRdtOYDI7zvOrNzO7NJ4mlrt74ic95Dn7ivO4tJkdgRpNDODw/ZQmoYjioRJB0gJvsbFgkpuzWRwT7Mayb0V1ZMbDxjB+5M6AagE2MyNnqgYjjWLvbouxVwdRnLPS2Ywi7F8K4a5ezo/bjxLivsgJWoBY1HoRWMPrfcCoMpAEEfU+oj5hwlAaXw8G6p3awWNfaZUsFetphVmB5XUvIcydEFWTWGajJdvjXqN2bnqcAZgEXx57UkpRqI7xSVseYozfEWsZbV+/TzBP6QjuGQwRQgBqqsBrHrG1fyIf1OsknkV+STuNwQW7lP3qQWPZ7KR8duueA1j4Iwyw2MGv9Rs6AeU/gNRWyd3TOzjldh3ygZyZieHI04i5CajoOc5NaJ27etJWXRtCEeDkraKBb3RtpAMgrebyCvVhAxDczu1qpqjTYy8bd1HuyQS7jN7Wa+FbEhCAZFIQy+2A3XxvO6RROWV4QRlQyZXkoYCFxrlToh0HXSKBJ9DlhWcLFYMKI8pLooCfJUVJpFyW8OAvji83vDNz4fZ7fC4voy5/rGd5h880iOJTa35CN71mZilSdzNNOIWmUKqwWa3wE73XvYoPDyFqwcJvSiSENhsRg9UE/W7D6DjHiQ7QCBaBQWGycz5dd+i8v84j6rZf5l2wUmjk7pm3HPHUfSXERXEYX/uqURu/LZnKhyMO0/IVeFDJTVENdQnZ3NWLMFFrnPFOFQ+psft2h/aiLSfnBSTTPi2G/UPFjwWcxZxEw7QpNmF6pT0cyasm58ebGLq4YzE9l4wPXlcHkqlw2RwLHjKtmh4nJmZ+ShWaLNUmX/gYhlH9J8MIuZP3dMu2oOazTQSgdMet1/krad3lX/tORabyV2ISmghyq+ZOWSOxAfilcI9obC5XaBCTkbteQ3CiHl2DLbbiS+AnQuo8hQxFAB5YfifBBDT5bajS0zKoqLc4YLfSo6KZr/Nq0I9RhyddMKZqf1apVcqp11zBPAtd1Gl5quW9+e0pgDDVDnSBMmrizN/wlTdzRrOSPPRjWP9+b3urP7+DZFTWyr93Trt95zu2cJJBtYZfYapDIgr9HxzsndfkpWz2KVE0vmSGqlv+NWMzaGx9lICzaqcQWGG1Ze3DVpiW0gculTmo4OfaVTep5cTqmqv5n6rKuTzem0hovq68XOdMO5GGo3ogKlurRwr0Xiaivk+xgXxlCk4hSav/iNownGD8I685YrjjkwEcVVYL22+QmkkaBjyWYmDU08611Xr2SOj2l2i+U2STZ7XxjrHjFbfwxWI2n5pQ5lsnpjv37aWQO1XMpqSi9bhhb3Sk62GrG2eNNwrpvT6Oo1jYCKZZuV0l5qaGtMAr91AndXxP+Y2yFvp6mb7KMz+VeF3FjfqA2NpErCrcpFcebgse8gvKpfO9VB0TqRXZW+y5H+18Y36DcFuGnmMRASpVfJNrfvXI7icatt7lBn+tKAEgFa8NB38pS/HZzxJ9WTstsSoKaqhSdPY7i5OYtNXeytbO35RxbGqS8N2zTxCxzLRG5CCUZ9ot+1t72b//kL513siUJsq5ktp/jUu/n/q3vIl4GynGFWClIq9RmNRgf6NUDIi9Olnjw+8ggaHCiPYb0uDB8qfHiQokGBCg9ePBjH4sEucfiAXHgxIUaEHCGCVMhQnsOKCAtaFDgRYUaWGQuGFEgxIsODMT+2REhyo0WUM2P/Ct0pcuhRg10ocsQptOBAjiJD0rzI8iTDq1t7On2aUyXLhFWF2vSadS3Ihyp/towIdajFgg69NtWbECpcpQ1NwuyYkGNOoRz5JtVJ9abIkhb7pkUZEWVZylwBH60adOXXux2XskxKc7FZtl1lDi04d+dQth4/r86INXLdgZ8ThvTIEnFMwx8zBj1rt67Zo3Qf3i1JtjhrxmaTfi7MOHrzqR6Zbpwd9zZv7xCJlwZ++GTw3+cx+zyKcvHwuYbVkyQZU2XP3Lmbr30qNSjsm+or0gkxppSCTyPB6HsOowEhiq3But4SkA+6VvLqrOGS2k+3iD7TCKuVkhvrIv50O062/7y6w0w5FQULcT0OkZvKsK/YE7Ev7ECTqiaivuIKuQUhCg4jzsISjTLgykrRNc9am5BJm9SaDkTGrILMp8MonO0x/CIraTr4LnvwypSEvCin/oqjUsQJVwNvJsxK4ktA8vKS6MOwAkStS812jOi07vq6D6R/4jnHUEMDYWQQRs7Jp9FG81H0n0kprdTSSzHNVNNNOe3U009BDVXUUUkt1dRTUU1V1VVZvTS2OOqJVVZ86uFCknpovRWiUPmIVbd6sAIpVqpiFbYlYO8KqZ4SfxW2116xWhbZZUWStiVhYT0WWGWzTTa5YXcKirkKiXPpOPDadJBAw2LSacLd3mWKvf+yRgxSqOTiQMmHG78St7iBitpTrbiKag8ueue97KN85TkDuIkGzLeLQAc6QyDEBOxCkolrrCnfYRfTqa9sC1sIqCDhIuxj8PhEyAc+nDRo37fynRCqkECCGTlZB7p14i7m0GtCM2GNyjqN3YrKJh05U+2wEntqDT9248srRLx487Lep+QzKeEKI+TMJsIyKni4nyKsT7k2/etoIZ7K7PHGtOdsES1myyMQb8F0lLKnjJcG0C/B3vySwr+2NExIjB2jGq2TAVuS2Q+NVGykHX2M/OoRLxutMo/tlVq2YLOOq00x6UyypKxwQ1vkuLjq0Mw+Fdc82Nm8czCyvo0q2zP/hfkbbWzOzcNsaN5Omzq9AhXEkUD80vOTMOPu/c/NrhY76t2tIUvQL5scOn3I1dqtkU1y5bUvZf84S6pvsbtjHGXWZzeNKbREv1c30VKLkH+0DmchpuFuNXcCUXtyxBj4zURH2jGRh0L3lqX4ZzSbcd/+KKSS7uDGJxKsE3WI85iQTSY4BHtT4FbEoIMBaD+dEVlaeuejbcnjHocKxKEWNQhH7XBR98hHq4AYRCEOkYhFNOIRkZhEU8XmWbSila1iBcV65MOH+dhho3KYj3lEKh+D8CEWFRXGHCoqUmO0IhgXdUUeipGNOtTho9ZYxjaqUY46ZKMaH3WOeBQqHo3w/0Mg/ugHP+rRj4BsRDz8IEh+FFKQiUTkI88RSEMGcpB9DKQiB6lIP/Bxk5T0JCY3ychDSvKP5wjEHPbAggQ0gB+eBKQhF4nIQzZikaQ8pB4TmctJWtKQiARkoTTpRz+S8peNCEQvvNBJPkYyHgdQwQY2AAE7/PIAFtgAAA4wiD3qUY+t3KMw98gDC2gAAmnwwisFKctWvhKRXrAmEr7AgxFsgABpgCQwfSlIZ84TApXIpR/jwY9zHGAC0JRmI0Y5ykc+sprX/IIXOGnMPS70mBD9JiIDSVBofkESEw1lQJN5ABlwAaKfvOVHAWrLWqIzkSeN6CVpCcp0UnKRrUwnN/8tychAWhKjtASnHwjZSkbCUpg27eNK/6lJlvoUqTT1KUaX6chIAtKRfhCqLBs5SnRakpuN3CohnbrJSPq0pUg96kkn+ct/NpWS6hwmVdE5S6d6U5idVCsnrZrIXs41pqKs5SPbKlZXyhSTsQRqH2WJ0Vw+sqhhXWpg0ypYte71l2Ot5VsHS9WzIhKsmr0lJ+PqzanOlK1Ebakm80lVydpysDf1qmB1mtBLTpKpM0WnZjtp13TGVKyKVeYwGXlWoV6ykY4tLkovm0/iQlWpjUztTnNZVYxGVq6IHO5eQ4lU3qaUqaMU7DIjWkupApO6OxVlJ9fZW03SlJSFDS4zyRr/V2DqdbVk/Wx3sRrKwzrypPrtqlr/iVhm5rWucd3paHmZW2DGF6ba7SSDe1vJlOq2qAAdbXaHetq7WjbDT61qL/163r/iEpTkVXAjx3rUB4OSssFsMEAlTEp8KlPBUb3hDU15jjHumBFdZIQSgRxkIQ+ZyEU2MpFjMy1ZxQoft6rVFK1YRStycco6vEeP8ZhlOD5qjFvW8pfP0UYxepnMjuLxmcf8y4XuEZkTdfMeN/lmOc+5zXO2853xjGc/1BnOyGylFQgAAinIwKJu5vOa13zoPMNZznsutJzbXGcveIEfFX0zMlUwAnJOs50QMOg0+eFRUTM60/ScwykU7VFk/3phEPuM5jM38IVA3NnRXlBBGKJpBzlPuhewBsAX9hjqic561gF15qffLN12nhOXhp40rKUJSGEz1Al92IUAZvDoRata2/FI9aLjTOtvO3vbySa3nrft6EaPO8/strO67ezucIPbzXFO9bcVPe</text:p>
      <text:p text:style-name="Standard">9zzxne6+62vMvd73LXe9HjVnSku71vd98Z3wlvtLm97XCGS7zcC194uuWd730LPOIBv3S39c3vZNd53AJv+L4HnvKBh1zkeWb5RE/eZ4heHNLa/va8ca7yicOc4jXXebx7nuigy3znPif4z0ed9HfHnN4BpznRCT7LeARC6nsE5KEQVWZIWfHIXff618EedrEXMf/JIXEiriTBhVrdCh/3aHuUqRj3Kkp5ynW3+5S3Xncs313vfPf73+++dzsCvu46dJQxwUpLSne1wn2k7iKpfo5GIJgf6Q3xazuc1bGONvOVrLzlPz8ICOgABCCYwSmMWVhKN360v6y8K415eQMf8vPEDCSlP+9HgTbiAHMYxKGs6oWGxlrXk2+EPDdAzjOkOJEHcH7lJx8IeWqAAL6ntCenGo/Fe3v60BwBEoiBzLFSMhD8mLQXaqDpL9jBlJI8RyuHH2tJAFXHdej9aHuBfHIeQKB+8AIyne8AbiiR7G8ODMVRzM8PkA/8GIGWJO+P4qEOCEAQKMEfdoEIGgC8OAz/qDgQnGpvkj6vvKgrw2jLq7RPoBYssF6vkFgQlMYvtFbPwRAqlkgwqwKq8hjvBi0PxWhrkYqK0iJvBmuwkE7w/SrMqlYwq17rtjCvrTIsHgYh1MaKll4PxGpPwpJL96pQCalwC6kunT5vqmYwBo9Q6hgPkySvm17vDEuwl1LMvg5LDHOP85AQ9HBvC+tqlHDQulAwD5sQnT4wq8wPBcfvvKhuwQwLDzlvkThsEEUJvIzPBifv9mhwsAIRDg3MkGhLB1OwwE5wlkwp9hSPELUvtHCQqC5rCQPp8/iow1rxv1QqBs/pj4QQAhdP2pIQocoP+iTPER1s83JqwV5QCb9w/5IKkRFV8Qi/8KnACZxaz7Worgs5bBSJ8A5Br8C4sA5pavUyS6XQihbjUJAyyZDOMAx3cQeXsbu0sQTPC6Ee8PHIsK047Ki2jw6DUA2lUB7D8LVyb6W+sRmVMBSHMbJEUJHqsZHMcfI00Ks+awM38RIRkfN0kPwOCbDQSVHCLOtwDM3eqIvG7iNBMiRFciSLTF16ZcmWrMmiCFfobsrmTu58KCbPoYa0aIe+iCa3yI3ELIfugSN38id5Uoe2qMfeiCbLrMd67P1KKcewLsdwrCmf8ik1Mg2h0oas8iol78ackimzjiq1Esf8wAoQYQXYgR1WYAV0gAVKz/S4AMeksv8ruZIqmzIu39KGom8uD2Xy0vAttbIOMk0DrmkEBHOekg+e3NIPjk0DcG0DBpMwwS9RBvAvq+8U6G8qm3IQWi39ks/UojAuCWoEIGAwNQAwBxMCiIEL6M8P6qD7AJMxBXMDkAACKm2Uji35SHMELGCeNOAxY682XTM0oQmaACANsO4pDwAASOAJlHMT8kCgsHIrtRIv6zIqsVIrjQ8647I6u1Iq3dIqrTM7uTI6u1Ivt1I6zVM8qXM68fI5qxIuv7I89VIvu/MqcSz6llI84dI7i3M/9xM/55Iv19M9z5M9w7M/6dNAA5Q7zXNA5zM/sbNB19M/y9NBFZQ/Ec9BMdT/QKkTPDO0QOszOyX0QReUQ3VsQxM0POMzQckTQ8mzLvkzQPUTQbUTPfUzPQ8UP6PzLgF0O6vT+CD0RU00QvPzPdtTQNMwPit0RgvUMk8UQ9WTRonURSmUQHmUSf+zKtWzSBUUSg3lLrPSS5dURtlTQitUSpkySK/0RY1Ux8IsEOiIyiKFJOV0Tum0Tu1UUxzEQWgF7Z7sVm5F7qjoJW2FivABUP0u76YMy6TsJeH0JWMSUBk17uIOKassUuiOUXuyi6gIUYCqOwGURmP0RoeUSc2UVDk0EOrgBViABVKg9FLgVUHgD0iBC06BETbURN+TSOlyQmtURCkUmSZA00YT/5pGEzABwAoqU/IwTViD0zY14NdwLNQKQNPqidlwVCPN7y8B8wtOwTm3Uv9sczNbk5z6YStXMxcAc1yHVdY4NRASs1mH9ZqsINT8rxfSb1iLNTixyQvc85ggAAOU8wmIQAYa1Ew9lT9xdUxJ1FSFdEfTlFe3NFR79UAX9FPP1FcxFk2vFFR3tUNN1WInlEynMklHNkyxU0lvFUQftmSjk0vLdEQjFkZzFTz9k0tHFUIPNmJDlGZP9mCn1Eqr9ESTdGYFlGhH9WJtlmV71WXL02Fl1EU11mk3VkxDVkvVtGQ7dD5rlmc51kM7lmHVFGQ5VldDtFSXNlRtFGrT9Frb0/9GRbVIwfZoedVKr7VrlfZhW9ZrwfaGMHLHysjHdOhOBXdwCbdwiex2QGJPmWzJ0g5X1K5Qp+ge0k4S8mGKJOEeBtXt8qFQIdVQHdUlQddQJRXwFvXuMHV0S1dS6U5mT1ViqxZLYRZjnbQ862APEuFVcVeVRqoXrM5INTZ2p9ZsgTTHWmk10y8M8vWaiKGGotMPMBMxg7VYSRMCBkGQuvQcJHMOrm54sU4BhXU42XP6pDddnRUC4kAq52EQ6qAArClfAeA0GaVLG6EXEFNb41UF5uAU/U+ciJV8R8AKMHMQNpQfWg0JknMTZgAyRbVr83ZN3fZsh1dX0RZin3ZlJZj/YcnWdWGUSh1Ydo92bE/2and2SqNWb/G2dbO2YSdYeOFWO0MYabFUgOcWdmNWhIH2hq9WQ024SZX0Zpd0ZmtYSkk2dlMWbndWeEv1gS84bXu4ao12dh0WhDXYawNBhjN0a4U4bi1zaz/WdRN2REMYiGf4Z7mWip+TiYN2jJ34hN1WZ6k2i19YhxV2jqvz96o4UXQsjDR1737McP34jwE5kEclT6/F7Bb3cf20Hm7lcXElcvMhczP3UeEO7k5XdS2Zkjv3UT83JjUZkz13kgWVeeP4K60YZJt4Yhd2jZ90I9m0EU4hEMovkpaSZ5UWVC+4lim4OAWqAWU5kRhhHorL/yqj0AuA2VCQCaHmN5k0Egqft9JkOEhzdKwmzYq30nlbCpnmYR5+mRF+uZTfL8wGIX39L5H+L/Jyqf2S6Z+QeeoEOJFaSZvrYJgSaR4MZRBYzTnfchAoU5a9oEU3eIi512TV+Ma8mUGh8vcquG1fd2qtNmwPWoyZFpr/eYcDmoa9GDqp2WlFdmnt+D+fuWhV2YItWoyxNpUJ+jwRWoWP2KJxeJTDOI6NWESVuKFXVmZTGqRnmmizVEyf1Izv2Kdt2KN/V6JzGHZLWourmEfd2GOXWmKfOIInmqhteKeNVm03WEO9GVepuajDFI5zmEgLuqSlloN7WqwNmqEXeo0R5f+m69lN4YgoHaUnBXmu6bqu6TpPT3JWULJPWXJxG7mRz+6vBTuw91RxF7ewU/KvFXexDxuwG9uxIVuvFTtWHEU6qZmtTamjkxptU/qWPfSZM7phEdpM/XlGSxmza1qO2bSeUVojO/uqNdZ5gS+sL7arVVZI2VQqnVdtATr6qpeDVxRhWfejpxKfX1qnMztjA/qkUfmmc1aGnTu5l9i1XXS0NZuCQdhnM7u6caioO7qLf3qzy5g7R3ugWdspUfttt7s/Q3suv3u9EzS9x9u0b0i+izoqPxqLL1umhXYriXu1SZhEVxrAaxS0MRS1o9i2Cdot8xu0PbWgO5utWTi8L/r/wXca6zBbvCs4baNbrMsbvHl1q9kbSMNaw6G2vCnctdE6PyUcvXHWgxWcoru2xbEWiPP7qt3ztSOaYpUbjWX0v6HawzP4wn24p4k8SH/PzPJ4tXcIy8ioUuPUrqV8yqncTtWFKmDFr8+u7dBO7W7F7aaoHu5h7cjcVqDozL+8yWyl7bjc7ca8cidXzLm8civXzcN8zO3czv9Ukb28z/90zuXcy6fIpZ+aSa07aw08laUbo+dYa7VYh8M7wm+ZwnO1w3ncqmvbZwtWhN/bhkI7gy+9tj+YKY3bvFGYg5MbxxV9tb16bHX8MtfbPzOcKzvd06WyxSl9oi9zI+vSuV89/9fzdsE9HYfy2ajh+6GvUtKPPTqvO8VT/dm7Mro1G8jd+KRJmbl/2rKZEtdj3cCFfa3/WcRhGoLBmNJRfNdjndi7fWStGMFt/UE/XZiHfdVbeGFd9twrvUinPaqzOt2t3cVbWLyve96L870F3myzHeDFGz0tfbP/Hdt5+KjXOmfRu7vTNKUxnmztWNz5cqvxO9+hPeRZezpvPLst/ilvutaTmKuZnUA1vuCRHd3Z++PbWuSZu+Ch9MNbdlEysopt9Yp+j+fl6G+rvOiN/ui/jonuglb4gLFjpXGfSJFrZU8r14nY7ukZl8kWea+3/K/VTssnu+sR24kYGevN/skmW//q1a6ycV7kUTndP/vmc7yq3btpbZuHcx3WR9yyWXjgAT6oXb7TpVjF333hbXpuDXaC6/2oKR7EmZjuhd3Z/77d5z2pcRTIhXqU//vbJ16NsdraN7/tSdnzVR2kqXuGDT/hcRrBafxEP7xn15jbWZyVTTqG/13iT7gqm33dpxij6zt4nz3xkf3EhR/4GzhAv7vjVZzmr/3v67biwR1uMV6Hb3z3Uxyz7dveM7rft7TZPX6FHXzx6fbceRwuXz/y3z3zDT+9Idr6QxxNE171c5x12f30g13cz9vhv5/5Q3b7vx0gBgU6F2gQQYICEZ5bOLAhw4MFF54zqNChQYcRJWL/1JhwokSFDz9uXHgRIsWPIEOiDJRPosBBjDyea5mPEc1B+XLmw5nzn8+fQIMKHUq0qNGjSJMqXcq0qdOnUKNKnUq1qtWrSuvJ0xpn61at9erhCxt2bFhJXCSVrac2H1m0YdPW4zJXEj66aemyxXePL996fe8BrufWLtrDeRErTpyYLWC/dOFywae2LeHLkQk/zCjS5MCPFD+v1IiStEOGJ0uLRni6NGrSmyGKTE3yc8GRpj3n3tha5WjRrYN3DLn69UHZHnvnjh38N/Pj0GHHfq46evXOrq1nt0678+eTp5v71i4bt2vl0rFbb5jQPO3i0NGrR827fPv26eE7j4he//z+4xiVVN90+nE2XnkrCQhgfKwxqJ9K8AXYG3DDyQfceg2KFhpzJ6XW3EjsFWiSd8ghuN1s9Sl3W34cnejiiKAhh1uK5GUHX0m7ITigjgmm5+ODDM53noP4jTYeeyQuV2ODHFZ3oYQuAomidBPKZGJFOm543Yv7FRmhkScaaKCP21m0nYIXKjndlleGp12R//EXXYguMcJSbTHNpCdMMNFk0zwtYSXooIQWauihiCaq6KKCgrUVH3FAKmk9cYhF1qWVXkrWWGZp2qmmoG56KaehlmpqqJ+u5SmqZd3TEk560jQTTrDetNOdO+3ECJ+5ztqrrrXSuqusttIKrK2xBv97rLG++sprrLPuOiyf0gob7LTDOrtsrtQaa+20xW77rbLe0sqrt8BWS+y11nJ7rLbokusus8vahNOwvyo707v5zguuvv1GW2uyLJ1LbLP1sltsttwyPLC4vybrMLYKPzvvwfzGmy+4AqdLL7oCU9zvuP9i3K7G7cLr8LoXjzuyutp27OzKAJ+rrsHnFswyzh5DnGzGCd/079AW2/ywvCj33DHJGsMbNK2VLO1vzUIfXS3ROkt9tMnhgvyytVFvHCyuKTf8sdktw4xswBGLvfDZWq+NsNc43yxyxStLTK/eVU/d98wn69wtx2gP3vTOPRus991Abx2yt4RLDa3SYov/LHPXdlfcd9EXA/63uwg/3njmhdsrbU0k67TvIPcw6vrrsMcu++y0116UpJHmjns9fDjKe6S8k0rqqJZ2KnzxyJs1vKjKnwrqp9Bbyjzxy4eV00IY6xnTwTZdPfk53leLq/aGSws++d5zL1BL5seU/vnZZ381TN/Hf/722sMPrfszFew+tfpjXwD3d78CClCA+LPf/BJowP3RD3//a18BIwhAWUnQgvTD4Pjax7+WRI2CEKxg/WL1PvWVcITsWx/6REisO3UQhQ5cYAYJyEAFTvB748Ng+wBYwxjO8IUezJ8MGci/In4PiCu8YAN1KJAhDtCEPPSh+ZhIQZak8IRI/7xiEmdoQSkOTogw1CIV9WfEHnJvhEWMohj15MIohhCL5YtjIBJ4RRXWBHxfhGIZ8TjFAbLkjeXr4hnHSMQlcpGPP2QhIhfowxwu8YgPfOL9urXBB+bRi0PkkyMReEj5abAmVBThCbsIQjXGcJGUJKUdJTm/Pw6wlQcM4xbHFzY0EkSPlwzlHnX5RSLKcZCnXOP8Vug/ndjkHLZLpjKXycxmOpNRvvOKo/CRKbFUaizVfJ70VuU84lGPm8cLpzeRN71yrmos19vk4roly/hlEpYPa+cxWVa/OL6zW/bjmuE8Rjo8mmx+/MRnvChG0DjmE3BqE93kDodCowFUYusqGf/5ArqrWlJ0lRHd50Lvebp75pNpHDXoQi8qw6mpK6T/tOc+QWqxMKKspBpNaUEXGNCsHZSeN30cw46J0nhmFKXtHGlQKRe6zt3UoEwzGa7ix9KQyvCPF/0jPl0KUMjFdCamU+kmr8q1kfq0oQxTaE79pM+eXhRjJR3qUDM51vqhbqgqvRlJv3oTdaKuWmHL3Dv59b1KzDOuGCUhLgHa1sJCTa1m46hMubpOWNLkWD15pmQnS9nKWlaZusvspH7Xu949Spzn3KY4j2fOtaSqm8M7rWq1WT3CtASxsC2sYGM7EUYuNpN2ha0ZaSvbM76whxyVJXABG75JOjWo7wygImv/OUqs9pa3tSVu+VCZ2+fu1obDdap0kyu+5yJwidVFpRN7O0/dblelQ50jWKHr3fTq8ZHWFW8gj9tetL5qiNerLxjTerBfOpe98i2ldu8ZXlkZbo7SVa9+Fwzgtp6XwKocMLXyS1sJ33OtcWywhgUcV0lmz6Iatq9gcwKofFz2xChOsYpXPBVHdcXFuJPmozSbWbDkjiu4yzGNdRxjHHcld/IAMpCjSWQZF9nGXLiXTpZsTCY7+ck64UmuoAxlezHZJlTOspZBueUu5wTLTZbyvrIMZieX2ctN7rKUq4zmNrt5yWf2cpzZTOU5c3nKaVazlufM5zfX2c9vLrOg9/xk/zsDmsxdNnSg/azoQ3+ZyVJutKOvPOktz3nNlHZ0n+mcaUZ3+tFtxrSdJf1mTD+5T4UmtKkRDWkvrzrPnl60rmB9Z1e3mdSVzjKmRZ3rW/caza8+Na6XHGk3Bzsnx4Yzsk8N6GH/2syajnWqd+1knMyDxdjOtra3jeIcH9nI4P62uMNN7iN7e8Y83rG6ebwVfLyKqXPF7zzLe9S7OvTBLZVbPj26tXnmF6kwtXBTeYXssL5N4AhfKeg+Gu+PVdXgtaI3u/Db0IBaHN8BFymxeksuolVVnwyGN2DbJvCWzbVtIX7YX0NecYxPtawTpvfPeOtTutY8cfWeebjkidOf0f81tjInlpW9ylZQ+hzi9qW40eEd273VG9X3njXPaUr0wTU84R2NueJYzvAGn66o/70pyveNurGjMOiC5TcoaVpyl/Nb7Tp36dUFWtKlhx2rrjIxt/fO9777XVHjDny5By/4woN73YhP9+7Y4m9oOzvKeE42tCc/6TjjOtndozRP7rGve4z6z81ONKprDepnRzvzliZ9qsFseViDmdelZ/afN/3pyrN6yWP2delRv/rem17ZpD6z5Huf+Ubz/vfCp7WT875l5ju+0mfO+/HdxenQU975d2b+maeP/diTfvq6rv3af39snmBZ+6pnsq+azHrlL5vKPJFy3p0f/SV3n/3/bkb96LeP5y2/mteXln7k12qP1mj3pxPOd4DiB2hSpmSyl3rOZizgp2XJJnndYyzVZn3Il2i1NmwTmHpQtn6QlxP3UCt693comIIquIJHkXguqHgvGIMwOIMyGINbwQVSx3n5AChW5VTj51yAMhNBqINDWFQ8GD9BuINdp4TW1hI6WD9/InI0cYSMoIP/5oR6UoJn5XINF2WRU4JY53YK93NO2INjyIQ7QzgRN4U7oYOsA4X2Nj9auFIPJ4YzZTBJmHdFmHPiAlNjRy9JmITn8IT2Q4RlmFga51wSNocmZTiMuIeQiIVKOIhCKIlHmIRR2ISUOInEEoiSGCt7yDoD/8dvhugsYNgnmVeJlQgrT1iKpTiJWhiKhLiJmlg1//KKm3iEtMiJzNKKoEhWQ6iJj2iJxJiLZLeHg7hyyTKH+OUqmciMJ7NAhCiINeF5cdgtsXgw0yiJoliM26gyBecyoISMs3iNWbcrjDg5VciK7YSMN0VvK/eGsKiK3viL0OKLh2iMmzh1MOEq89WJbKgyxGWNc+iK9IiJ+4aL4bJ2Vtd2YViHbAU3Brkzp6hdFNVkggUoYDYTLNiRHvmRLGh4Ikl4JDmSJkl4fCAPkvAP78d+BEmCMJkP80eCtKKF/nhrM9lkOXmAO/ll6PdkPblmO9k99Ldmg+h9a9eT2UeCPv+wDzJwBkr5kjEZk9IifTIJlAioZVEZk8zXfV1Jgpm3leNXhVzpkqw3f0T5aNKXd6yjbDIJZjNpLDPpKs4ISl9Jllf5lnm5l1+Zl/eHl1RpjarzWEwmloBpjXiZk1UYloFpEzxpf2W5l8BXjZFZmMhmk5E5l2OJmJI5k8X3e7CmhUiZlVOJlWz2gZrplz7ZerxXkzjRfY4ZbZQ3m6pZjR94ZfRnf2lpmjT5absJaEr5fwgYm2NZmze5fsW3lj4Jk9iXgMv2mkB5fAo4mVoJZ5w5a943iMmmlHnZlpxJnGxJemK5fJkJk5u3bM4omM82nQZYnjJZk/lVm90ombi5m3T/WZ5r6GyYaZymhpZGt5/dSZrjKZVi2ZOK2ZcHmpaACWVriXr3+aDGGZsgOaEUWqEWepIYWpIamqEiWQ//gJj9OFDEVZz/hY/7aHYoSo8jpIW+Qo3UOFvlGDM04Sqx8m+taIZ61Sc+0AJNIA/mOIrQyVcxCpD62F5Daopyh6Pnko4j8zROKHH6poieh1QXB5FieHG/4nwnCkMsenACtXBZ6HQvynGNuFepOFYvRaU1aY+cuKU5p4N/daQYM6Yq2oZKalZHw4j9+Jm/GE+zWI7U+DC66Io/p6ef+KcD06Uy6qaztTZOp1ZHao2qKKmOqqdsZ0yGajRz11E/KlFIuC4s//qn9cQtYOiP6EgtVnmPa1V2XiNYtRhiJESI8XhQ3xiQnxiQbtimtnp2DPllDWl3tnqEQHo6kJeoqip0ZDeqbemrbIdvmzpy0GpU9ZOEImqRfGKh2Jqt2sp3HLqh3tqt4CpNHporpmqbAshs6HKZzRdn/gmZvAmbocmgUXZ/VkmcqKaHrjd+VeZ8OOED6fCU1WeZzDp6XkmaftaXpWmw6Bd8iKme9Tl+dVmA2leXr5eV7ddqGHiaBkt77tp8V6me9WqXv9ixzplmVrmvyfl8vNmZ8mqui0ll9/mcU4awU0mUKWuwmwmXLeueQ9lqEVubCYuzzvmZZAmhlsaZ/pmWGv+TafQqsO6amJjKZiVbgJTJm/w3sXNWskFKkL9pnO5JnpDHrzVLtRO4prNmsyZraPfXjQhanCU7tKrXnNb5mbMWsV26tSQrsN1ItM7pgF3GnVM7gr1JtV7rtPRZsLOZk04bnnvbhpDGiIpLaY+3iS8rtx17nqWJt1Rbo0AZpH87mod2mBr7sjoLtC5btbp3gtu6uqzbus/0rbAbrrILu/jwD/Mms8PasER5dybaKwr5qrc6rbYyqN/zp/QWqF06dISpnYfomjJUkda4oz1KqPOoq8sajg9ph3GkqNUrrGXajXTDhBUZL3DKi25oiKTbqc5Ld9iovQVlp/2He4UoVLb/2L6kWivUmiuCWKsn6o5p+k66+6nL+L8CZaiTQ6eGxYnKOKeyEqNDSsAhZcCYk5S7i4Yumk8vyr1gtzZj6ppvGjrp6MCN6jRZyFtjCo/a6MHrW5XTJ6KnuKkg6ofdWMJSyKgpnDbheLYYmVOyymXe0qWYCMT1yMP2SKlASKorCqsarI1QeJ2oiKp8ysAIBVhiS4b3iHZKGHTzSZPy5qzuK4r3VJA/nKTfG8Z94rponMZqvMZs3MZu/</text:p>
      <text:p text:style-name="Standard">MZwHMdyPMd0XMd2fMd4nMd6vMd83Md+/MeAHMiCPMiEXMiGfMiInMiKvMiM3MiO/MiQHMmSPMmUXMmWfMmYnMmavMmc3Mme//zJoBzKojzKpFzKpnzKLNgT98AF97DKXPATq2wTXIAXJsYIVVg7+TDLkRUVXLArrIPKwBzMwjzMxFzMxnzMyEzMrQwUrYyDdBl/g1A7DzoVg7CsyXzN2JzN2rzN3NzN3vzNKpYPkpArQLGS1TzO4+zMqhs7eocTUzHLknDL4DzP9FzP9nzP+JzP+tzJB6ACUAAFHBDQHKABP5EP/izQAq0Be8CStQPQSJAGrywV9zABDr3PFn3RGJ3RGr3RHN3RHv3RIB3SIj3SJF3SJn3SKJ3SKr3SLN3SLv3SMB3TMj3TNF3TNn3TOJ3TOr3TPN3TPv3TQB3UQj3URF3URn3USP+d1Eq91Ezd1E791FAd1VI91VRd1VZ91Vid1Vq91Vzd1V791WAd1mI91mRd1mZ91mid1mq91mzd1m791nAd13I913Rd13Z913id13q913zd137914Ad2II92IRd2IZ92Iid2Iq92Izd2I792JAd2ZI92ZRd2ZZ92Zid2Zq92Zzd2Z792aAd2qI92qRd2qZ92qid2qq92qzd2q792rAd27I927Rd27Z927id27q927zd277928Ad3MI93MRd3MZ93Mid3Mq93Mzd3M793NAd3dI93dRd3dZ93did3dq93dzd3d793eAd3uI93uRd3uZ93uid3uq93uzd3u793vAd3/L/Pd/0Xd/2fd/4nd/6vd/83d/+/d8AHuACPuAEXuAGfuAInuAKvuAM3uAO/uAQHuESPuEUXuEWfuEYnuEavuEc3uEe/uEgHuIiPuIkXuImfuIonuIqvuIs3uIu/uIwHuMyPuM0XuM2fuM4nuM6vuM83uM+/uNAHuRCPuREXuRGfuRInuRKvuRM3uRO/uRQHuVSPuVUXuVWfuVYnuVavuVc3uVe/uVgHuZiPuZkXuZmfuZonuZqvuZs3uZu/uZwHudyPud0Xud2fud4nud6vud83ud+/ueAHuiCPuiEXuiGfuiInuiKvuiM3uiO/uiQHumSPumUXumWfumYnumavumc/97pnv7poB7qoj7qpF7qpn7qqJ7qqr7qrN7qrv7qsB7rsj7rtF7rtn7ruJ7rur7rvN7rvv7rwB7swj7sxF7sxn7syJ7syr7szN7szv7s0B7t0j7t1F7t1n7t2J7t2r7t3N7t3v7t4B7u4j7u5F7u5n7u6J7u6r7u7N7u7v7u8B7v8j7v9F7v9n7v+J7v+r7v/N7v/v7vAB/wAj/wBF/wBn/wCJ/wCr/wDN/wDv/wEB/xEj/xFF/xFn/xGJ/xGr/xHN/xHv/xIB/yIj/yJF/yJn/yKJ/yKr/yLN/yLv/yMB/zMj/zNF/zNn/zOJ/zOr/zPN/zPv/zQB/0Qj/0RF/0Rv9/9Eif9Eq/9Ezf9E7/9FAf9VI/9VRf9VZ/9Vif9Vq/9Vzf9V7/9WAf9mI/9mRf9mZ/9mif9mq/9mzf9m7/9nAf93I/93Rf93Z/93if93q/93zf937/94Af+II/+IRf+IZ/+Iif+Iq/+Izf+I7/+JAf+ZI/+ZRf+ZZ/+Zif+Zq/+Zzf+Z7/+aAf+qI/+qRf+qZ/+qif+qq/+qzf+q7/+rAf+7I/+7Rf+7Z/+7if+7q/+7zf+77/+8Af/MI//MRf/MZ//Mif/Mq//Mzf/M7//NAf/dI//dRf/dZ//dif/dq//dzf/d7//eAf/uI//uRf/uZ//uif/uq//uzf/u7//vD/H//yP//0X//2f//4n//6v//83//+DxD/BA4kWNDgQYQJFS5k2NDhQ4gRJU6kWNHiRYwZNW7k2NHjR5AhRY4kWdLkSZQpVa5k2dLlS5gxZc6kWdPmTZw5de7k2dPnT6BBhQ4lWtToUaRJlS5l2tTpU6hRpU6lWtXqVaxZtW7l2tXrV7BhxY4lW9bsWbRp1a5l29btW7hx5c6lW9fuXbx59e7l29fvX8CBBQ8mXNjwYcSJFS9m3NjxY8iRJU+mXNnyZcyZNW/m3NnzZ9ChRY8mXdr0adSpVa9m3dr1a9ixZc+mXdv2bdy5de/m3dv3b+DBhQ8nXtz4ceTJlS9n3tz5/3Po0aVPp17d+nXs2bVv597d+3fw4cWPJ1/e/Hn06dWvZ9/e/Xv48eXPp1/f/n38+fXv59/f/38AAxRwQAILNPBABBNUcEEGG3TwQQgjlHBCCiu08EIMM9RwQw479PBDEEMUcUQSSzTxRBRTVHFFFlt08UUYY5RxRhprtPFGHHPUcUcee/TxRyCDFHJIIos08kgkk1RySSabdPJJKKOUckoqq7TySiyz1HJLLrv08kswwxRzTDLLNPNMNNNUc00223TzTTjjlHNOOuu0804889RzTz779PNPQAMVdFBCCzX0UEQTVXRRRht19FFII5V0UkortfRSTDPVdFNOO/X0U/9QQxV1VFJLNfVUVFNVdVVWW3X1VVhjlXVWWmu19VZcc9V1V1579fVXYIMVdlhiizX2WGSTVXZZZpt19lloo5V2WmqrtfZabLPVdltuu/X2W3DDFXdccss191x001V3XXbbdfddeOOVd15667X3Xnzz1Xdffvv191+AAxZ4YIILNvhghBNWeGGGG3b4YYgjlnhiiiu2+GKMM9Z4Y4479vhjkEMWeWSSSzb5ZJRTVnllllt2+WWYY5Z5ZpprtvlmnHPWeWeee/b5Z6CDFnpooos2+mikk1Z6aaabdvppqKOWemqqq7b6aqyz1nprrrv2+muwwxZ7bLLLNvtstNNWe23/ttt2+22445Z7brrrtvtuvPPWe2+++/b7b8ADF3xwwgs3/HDEE1d8ccYbd/xxyCOXfHLKK7f8cswz13xzzjv3/HPQQxd9dNJLN/101FNXfXXWW3f9ddhjl3122mu3/Xbcc9d9d9579/134IMXfnjiizf+eOSTV3555pt3/nnoo5d+euqrt/567LPXfnvuu/f+e/DDF3988ss3/3z001d/ffbbd/99+OOXf37667f/fvzz139//vv3/38ABlCAAyRgAQ14QAQmUIELZGADHfhACEZQghOkYAUteEEMZlCDG+RgBz34QRCGUIQjJGEJTXhCFKZQhStkYQtd+EIYxlCG/zOkYQ1teEMc5lCHO+RhD334QyAGUYiw6kI9uiAPeXSBD0fsQhyW+EQlJnGJSYxDEqV4xCkWkYlGrAcVlRiHLV5xiVVkohWZSEYoGhGNUWTjErU4xiMmUY1l7IIS6ShFMEJxiV20Ix/zGEYmNtGMYLwiGI34xDx6MYlFlGMc66hGL/KhkYvkIxcZ+cUtNvGRk7zkH5mYRUI+so5OzGQn99jJUV5yjF405CjleEVNGlEesrwkH6VoRklqEo5aRKURY3nGSwpSk6R8ohlleUpaZtGKixykFvlIx2RS8Ype5CIsfVnNWDZzinOkIxyvWEldflOLaDSkIoPZSFTK4x75uP8HPoYYNSTKo4rzjCc97SlPfOLznlVEIj/7Gc96BtSf+iToP+kJ0H0WdKAHNShB7+nQfB7UnxKdZUMtGlCB9lOSEZUnHwZ60YciFKMj/WdJIbpQjwK0oCVdqElXqtJ8ZrSlMZUpRDlKU5LilJ8tDSlDT/pTmCbUpj4V6U5hWtSL2nSlPMWpSycKUpfKIx/sfGdVD1SPekw1H1Z12jua4NWvNiGsYh0rWcFaVrOStRxj9epaw9pWsXoVrHJF61zJmla63vWscWXrXd+aVr8GFq1/xStf/3rWvB72r25VLGH5mljH2tWubk0sXRO7VsQ+tqyWLWxjMdtYzuZVtJrNLF3/KatX1JIWtH2tLGFLi9q9+jW2oRUsZ8X6WdpKVrGj3a1sN8ta39oWrqPVrWJ98A+qcpVpcP1sOd7h3CZgFrprLYc6ovuOdTw3utcNK3W/ytwmWHe4213HdrFr3iZk17neXWt5n8tc7Y7XudklL3ez+178One4070uf5trXe9qF8Dd3S573xrgApu3uen96oLjm+Dxlne9YZVwgU0bYQUTWLoahnB4tztg71a4wl6VMFwH3FbwevXE7N0vhV3c1hVDuL0J3jCLZfxe6Lo3xzRu8DvOC17ogte9HV5wc1N84xNz18AoBjKDPztg+lK3xQH2wTq3qtyloXfAmn2yYxWb/+QBi5fAYf6rmLesWs6K+cXb5auYISvYIRfXwypG71rNjN4hu3mxe77zeDlrZw8D2sSNTTKdSRxWMXf50IYmMKP9/OHe0lnRdV5zoecc6EsP2cGI5jRY9axnRoPar4m+tKPTKuhMKxbVQ44zgy9N5rN+Ns+ddjWq9TziMV/61dH1wVTvgeWlMdrOh0b1gtUh60Zjmq4VvjOyHfyOY695xptGNrQ7POLsZvfY6jCtkyksX0yLudWzrjaD6dxq8JIa1ugd9KLNreVkY7jb8363uiGNYHdres+rVuy4KU3vdmPau2E2Np6TDWg7Vzfdua52qwsu6VL/W9mbNvGk9f1ocP/TltzkfbQPJJFcYCMNxJfGLaTd7e4up1zVEsewtHcN6FkDHN6CnfTJ1yzzkuf84H9lNp93vuw901vfKie1u9dd5KBD2tIWXznQ/9zvSrO7w3rWeZIv/m5Uwzvj73a6sju8cGGX+d66hnjB+Y1wF5e75Gkmb5WnGvKkNX3XR1671x+NdrqKmupilznEA77x/Prd5JB2OMnH3u2YG77wKNe6twM+Y1OLm9KJx/XAB9/zsBNb8S4m89nHbl3KG5zR+t67qAMObpWfft9JX3fiESz5R0MZ472te+SlbvV4N6HXkvg13I82aLxPndaWf3i9B+9sxx8/95V3ucytK1bcjzf/ycQfftojvmB0vzv7pJ70yPfO+LyLHd/G52zopV/9oh9e+MBffddxzf5Dp//95K/+4wXuYSjf/OeXJzKnx+/9zwtAauO5ZGO1tHO7K/O9ogm+rpu++hI86xo5zXM/Wos/hgu3pMu+nps2JYs0qTO188st/gu/2nvAwXPApwM/5du62Ss3nNs/iuut74u42RNBm6O3GFw69XM9n6vBC2y23Au1xns9GNy5zrO7wdu63es9BSQaqNM5iPu09qvA3BvAFyRBKoSrVjO9l/O2ocM6E8Q1A0Q7nSs3zFM/s/M60lO+I4xC61NBpANC1TvC4BtDDiMzESvAC7w6A2Q/wOM6/6k7w5KzQ0vDNdgDQ7VLNfZbNzlMQm9LPyFEwCYsmgn0P8NLwQSbweJDtW4rREtEOsiTOivsP9oSNU4MxCC0RC4swfKrP0ekLVb0OksrvRP8wT2bv2JLxRtEQhV0vi/TxQ/MtV0kuirUvyMDN1OkPQ9EsJLjvuuzRPnyOJCbxKC5tZ1DuzZUwzX7Qtw7RebDwj7jP9xrPVXMRHNUvTXUPBT0wk8Ew8KzNQ7rQ+vLQxdEREcMRQZ8RALMRaMTPUybP38DOs/LP8vLt30cuzQEs3Okv3I7us3zPH7rR4OMPX/cwHCTRGoUGn+ER0wUvBBsvBk8RgzMx2YMRr2TO/uDRP/167vGy76aA8RTZMZn3EUbRMWwi0mUTDp6m8F1fDqVdMmcvEJAPMkcDEYoXMkebDyKvDtgnEidfErrcjsmzMifYUmZ3Liq4zAc9EcpHMXiM8T+k8mCBMTZc8hFRMNkM8sVFEZFZMuEREtL+8g0ZDxyRL3mgzr7g8ORdMsuTMZ1xEaJA0x+NLjgG8S0lLj8M0h8vMa2VDnq2r0EpEqfsbnQc0aIK691s0AVkzT6WjhihMBUnLFDtDeP1D5OiytouwJDCLi4bMmkoz6FtMgYTEcwdMBslEeF9EZOc0Dc5DTzSz4ydLls7Dr2k0l1NKsfQ7NyjEHWVEYgtDdijMW6+03/T5RI3VunqZRMnvHHFqQ1LlQ977ot1Co8HcxLDBQrQ+Ar8jzISly8JkhPsvK3z/xHAhRCWFRKDLQ5CaTBiFPI80O+TpzC7LvMlevNUzzJUjTBzGxL9xQrGbivirw9WrPI6ANE2XzCiCNES3RPwQNLcJPGyNTOnTG1UMRFrSTFrxNPuXowm2tIiWO+clivR9O3+WO7rpuw36o7UMTL/auwUxTJ8fNQSnNAx7y/BA3OktzKoyxBHb1DHiNIuTNO9CMwQ4hRzbq6Di1GeXNHD0zMW4y64lPMYOy2gpNKEfWZkQtI66vLvZQ8dTCCAUiCATCCK4C+EZRF1yTOEcAAE2AA/yFgyaezQ5lsggLwgAuggCDwMboEySJUS2ssSXhkUmjkzqYETta7S3mc0bs8y8FkSdp0wxjELG57hxdggkONgiNt1Fd8yq3sTh80TKEktUx9Ocg8057pLQ6dycOMLfQsByNAgAhAABRgM7daByuVy0klzq/a0z4FAj+0xbI8rAIwVT0ggl1FSLbMVZyEVK+bS+Ojvv8UPySsUKF0UZKEVpa705+8QLYz1/cs1CmgAGv1UXgrzJWDUqDLTQ+TR8AE0kvFyRmk0bAyU1sdUaRMvSFVvvB8hyqt0yb41WBFgfSUq+dLq3UUQxNcNGb1Uw/81L10N3hF1NVsx67Mz23cwf/l1MNd/ELbA9VubVPDO8LeDFACBceFPES99NIsbc8TJVRTldc2u0S21FkJzcqjVNbmBDS1rMdEvDtpzM6CtZk6JFmDo0XOuoIrmAE8wAMxuAIxEAMjcAAxsILqoixFNcIxRck9xQEYeAB18NItJLBvNLhpvYBq5avxG7+ni0VAxc9ATUqvFFcQpLSjVUampEjpfNFflFRJFcFEM4RpjVcyEKurI1qg/MP9FMgNrU+YFcuPDUNxVTeMjFqc+cWPJFE2NC8UAFYEiNNgZV0HcNgGawI8QIEBGFbh5NxPXVs/TUa6M13DK4dCPVRrPdB6tdSa9TbPe0fTbNEMtUWkI1P/pGxAAYxZUQzeN6S/y4Xe6ptVfjWvAsiGC1CARNXD6ZRbKkQ+IOTBVqzEEvxDpOXcG11C0s0Zzbu6AWxSuGIzI0iCCBiAAYiAYPVfYb2tIINYBDACPDCrXMRSRW0vQzAEAPiBZt1fv/qCSZjd68orsn3PKiWrt82uutWDIFjNtopRCROvK5AB1Nyr1Xy+KgU0D2uCK/CxjE22JpAB2X2u6nrPcigvFcVaIP4s1BxVxiJbGXg+K4C+90JPGfgCT7Nhc7sCt3KwH24CK+C2dXg+r4Li5wNi81LUY8urcsDas7ICu+o5FvYqK5ABy2JYtDKEJb4r50rP9FziUWVjK0Dj/7WCXA9YBApA1ZrE0tfkT6s8WR+U3u9MPpcN0C4b3fqtGb9s3m/92LOaBNuV0wFAgCRoXTmN3SATK4j9365dKzTG20L+Nitl1rbdh7Gy0hy24bMVshU1LO4KX0UA2rgaWfiETzS2Y+S0rduyNvpyzjHzKvgEK/hssImV4ujqMrI8NV4NLAi14IWNOhLTLuj6rhMOMh8bsvT8r11+z7sqvCjzKzCe2Gc+TbUCYXUA4ma2q7rV5Rkj5DUczMWMyHRlPPXNQPX7S5MtMvqNZJuh1Jos3Oe7Atu9XQAeAGto6IZeaBSg4vdcXQH+XxQwghk4tbZMP/QkAAr2U837LsykY/+xYy39uq1CBWRr3asmJiuHla7RMjCySmbqHcs+Ri+yWmJn1i4uI2fmWk0iBmrAQk+/CmfdakXBEk/NQuNp7jZpNqyAgzPLAmOaQ6yzQuqyCueQnVeom0W0rc7lm9Br1cHhvN5sjENOg2SClhklPVl9TrL3nIE47WRgBWABRgDW5eT/dYA+dgBgvei8llgW/CsA6IALMAETwIEtSAAA4FMGAAI1ewcIcII+SGzFVoAQSADZjbNyOGwKmALFxgEq6IEZEF5DBdoyJlRDxQEKEIAZOOUmAIAYwAHRZlvTjuD3RIMqGF8BeAEPkAATUADYhuPcS7THDu3RhoEgmIEP9qr/F4gB5V5sGDBtV3sH3r4AHBAAB8gBJRBtCtgCFOA2NAAAJUjsX5DXjT4rALABE8iAB4CA4MYB+qYC2C4vz67sy1bsxc4AzmZq6JbuKfgF+oYBENjoryovCKgCCbBt1/bvKqU3CPiBKVAAIsADa8MsNHCCEsCBDHCBtW3b6Mbs1zaCJYaAGBDuxd4BzuZhnz3UyWVVI0XL0qRDTN2/fty0jVPJ5zy4gW7rmbHOddzPIWtnKxCDAJZTAk5yvrbrfxgAvxblABbsYHUA8ezxJoAAU+Xv0aaAGOiDKWjbDKYu2uZyxf4FPSDuBEjmtRpxM19saTCCFyfhO0aDHJCAeIXt/7CSbwkIAC6fAg+Xc7EaXgW4A1DAgUVYbD1XUa/7qlLFgTfHgSFwAPjUcsz+cxNo7CbObj24Ay24dMWWVzEw1EWA9ClYhADIABMHPSQQbjoIAiWwbTNn8Tqt2Bf4bv6GdBOo8CF4BMyS4+D2c9EOddiu0iU27zc3ASoggho2zeH1cBdgdC0H5CDwBZDGgVDIAjzncg937Abn9upuduFlgngtX6ckQt0M12y02tDlv+47TKbrzjBjayB/GcLtSwm9sK/CWjGYAQdAAYD/97ANeNu1BoC/3a51ADil8ipP5jWNLiuw9BUPAhZggliXdZH2MGQ3AQq4gyPQAQ+wgdseAv8XYCwIwIDEpgAqIAMWAAEtkADuZu14tVYWbvUKv+9BN1SO3wEQcIJPB/QP/6rsxgEJuIAdQIE9SIHmluOyCzTKxgDw3gEy6HkteALuXistv22pB4EUQGzF9tOJfXYKMHoB8Hk8Z9sOKAEFyACuP28csHA84LbZtgHSxnP7BoFDiAHR1gM6eACj3ngK2IEeAPknGPloFysnEG4c4HkWSAEMeG3nFivzBvS79wBcr+4q5jQAwHMYEIJTbqv2ngL4fgdmpYCxvwO8V4LQ1uxYhwFIqHjhFv0EmASG7eprxUmRVMnzZcp8PORNK8+E7f3r/Lh6D/K5S9FWhTQ8cF2Gb37/52f41o3d9DTWtN3wGwgAGIiCFbauUdfuZt3zGNBu/3ZYddhw4ZZX1SwHS8dtX3iuIa6ulRbZz8Zz4hZ0Y038MAeBBoAu8ybtHgCIJk0KVLmA41eGB+8EGjIksFwTiAvVRWzyDoIHgzBAXDF0xZfAKxbRVCmBg0qPjg6tAFAyRc8QBwJJXjBhIkOCjk1aTpliggKRKxAxGmTwAKI6ABJsUhgyQ4wVK+WU/iSjE0IMnzgbVESTYymFKOXKYb1AgUyDch4NSRXZBOuUpgksNkHjQUKADC7KvZso8G1WoHhkrBtZEIcAIzt/MBUw452VAhl94sDptqUJPUQWDsxmlkiT/8ILC0NEShei6CYU/Y6uaBr16YqrZdP2KzF0RdKqK7a2TVf3Qti96VK8fbs4bh/58t375/w59OjSp1Ovbv069uzat3Pv7v07+PDix5Mvb/48+vTq17Nv7/49/Pjy59Ovb/8+/vz69/Pv7/8/gP4hl9pxtAmH23B8zTBABA06+CCEETgX4YMDOGAIGmzxRRxvvGFlggICiFSYFW8xURMDQAi0jhM3mADDAzpZ9I5kBiXkkBMSLAKDEFa849Bf6lBUQDaKALWTS5W5UKJAZVGQ0iQQ1ZWDSU5hWNAUMEThY10QAenbQgshsRSPvhAmEEVMAvBDXEGBhGFDSk1BhRAO2f9FQZY9qLPQlTXhEFM5exoCgA0vCtHXOgC4WJliTcjQxBUkLZWBEV80kaMJWxz110IE2fiAIRCwyWOY6/QVHBot5vWAL8W9AwAGOGwEpGvvpGqSXh5mxaNFI8T6pwNWUNSErz6RymSNiDnAVwFMTKFAEGHSJW1wHFZr3LTZUrubtLdJi1y124q7m7fWZjvbtsCZm1pwPtwjST4ByjsvvfXaey+++eq7L7/9+vsvwAELPDDBBRu8nrYGZlsuuhwaIsYASUwH4XUVCuXQbeqyK6dREvVl0ZgvPhCRZIucdcXHnDVBAAYvcpSsY5yFGVw5JYf1AgZTVDbDF++QptQiCSH/ZepU</text:p>
      <text:p text:style-name="Standard">sTJgxCR2fcobxoGa2iHJJyL2GGnD/pWjkkDy1akHioQ4Q10F3eQCrU2ErOVDfEGQMww9OJSUBHP28Nc6q8H6IhtXSOY1EXjARpevsgqBhqg/9aBy2jQ6C5Qh76gTqBW+eFACUDJbZDfbQmxtdqGULlRsWDNaBIGzwD69kBMGATqQB23GVi24CK77Om6vdchu7bSntvtvrmWrW2m9Y0vgwr5Lm5pyzB28PPPNO/889NFLPz311Vt/PfbZa99duB0eby62wYcU8cQPVtzgAGIYIuVwrP1lV5UXomlRojkz0KM6xZJKLUWkt0kW28RCO87USAExiAEOKpOAU/UF/35f0wlqYJUlFSkNWLfhVESwFZG15Wl9xVNHjSggIvHNhEoKiAnrLvDAiPSFYw+YRBOY5KS5RWRMU2BAAiYxm3JYoSxo89WLDtetJp2IAkFIIQ5EOANTNQRSSWEMjIiWwQI6BmN0EUgIg4LFjAimV0YTwpm4FhfHTItFEgDW+pr1GYH4BjkNC173eDfEHfbuW7dLGLbch7vZxK59snMjh8q1DnfBa3uGPCQiE6nIRTKykY58JCQjKcn+2G426sIWING1PmtIbDpJQEAnrdMgBFiDeNsSH0TsIgE9jNB3xGpZih4VuAyoKHilkUyb3jECxqRId/RrltcoYKOchDGFNv85JjJ7YgKjTMJTU8MWppCZQMtIMIp0JCAXiWBFq13qjEMwggxoEiL1SakcSOhcTv6SwrbRRU4JeUfwGlcyaMkgcDi8QjF/VMDNvCVnNsFBFhYIT7bcDZnSNAEOvra+al1tUkZwiKhklU5dwhIIQqKLGvUQBF84hDNKQWPNTqRRK5rmlLX5o7n8WNLYxK5huuFj8WDXIUH+LpDc8qVEktecSfK0pz79KVCDKtShErWoRsUeHs9l09hp0ApGQIAnUTADFISSOhFIAgrWwaWO+q5hWzTLRsUFxPtR5KOWMRfMZkCoZSINNw2jUUZMQBnHPI5bajRBAEzwC58YVGT7oIn/Em15qRL0FQdGGZQNpnDW4YRmbS+KgkiKUxp1jCloR1ElYhoAw1MB7bBj6VQR5+YzRZmADhNVZxZ3EreECCU2GMrI19RCFBz8E4d4aGGh8opXg9IWMWKA5xVV00Moqshs3pTJ51oGA4tWhHWue0hoFAVSXB7JfXm8abngOFOWxgZ34Rtgbrhr0uF4N6axWakdCRmvo7K3ve59L3zjK9/50re+BmvNSomX3YQVBmVNWFASKJQ+8kkHQgO4whX2uNQVORcoIkHcK7P0gC9cAVaLMMqDL/dVwazVKKfzXWHUqAAJxE2EGe5UQUSogxWzgAU6aDELEpCAFkAmI8+c1p6A/1vOJjSEJYXqWBwbW8QoWFGdxjVBTNahtBDJRErrOGdpc9I4krWOnQuhCh1ANa3GQSAbJouCDGAVAKOoTGVZFEkTxXAXvqLEI7DCwQ6ioIMExNjFdk6AOWS6GlvdRTNXeEHrnvSoH9lTRWEK6Ro9RtnjQkSNR/JeHWVXSfOm5po1dZ8lbTrEahWmj0mlo6XpeEmd2rfUpj41qlOt6lWzutWGhOmBCnSgAQVXIA5AwIM+iWsHla9BKGgt7a4rpbrANmZ1ZYgLYRg4Hk1ZND/yX1jWAURmtxSjXAyCjU18hRK9VoWO+YJuHLJQeRZknFNm302lJZBl9wAkb30HoM1ilf9TsbAuKTCJAJYFWAH81mNyyjJJHS3aJ682nU5uAs4E94Vq1kmmF1lcENjyly/IYOFKwMGYQXU3BrBhLL4LnqUrQiglOdYyUhprnZpLXTKw8SEfjUkaIT5l/F4a0jK1XfdMY0rjQbpAN/+gwsob6u3aESI+kMQ91uvqpTO96U5/OtSjLnVXE12p5dp0tgQilaceeCUAblD5kmANcmIQkBm76VcqsykNN6EKZAJCYUj3GTzUeiewBCNcTFx0jHoZWkoLon8b4gQbMOpjQDq8RaxwGMdsyNIkvEgMVNi37/HJKxdAiAsYzEa5n4zYFFBWy59cKNOKZENqbFuYFPWLtsn/4ILGtaw6MPKsyTuuuRtng+PU3cKLszPvUWAI8HkM/Os+/AIbyZESO2qIsRZ3NBkNQutVE6iRw7wza/TjJW/60pPq8dMnlSO5xKvp8dMcOWc/O5jo4q7lTL397n8//OMv//nTH19Yv1bNK33ekFxBDLdGgAOg2a2BXYFZCJNYgQzAkHb5nO9Y2JPUW5NgwCLckBCMBJUY1mmtD02YjqTkhcHN1DrszZHInQmgBIIJhAQ9SZSswzqUAwuy4F+8wOLNgCEQDyAFB9eYhIcVDwrGypMAl7RQBYzsSQVVEWq8ylIAnMcZAi6hRHAAzdekRqicyNfUhRPo4AMAB40cRkwk/9g6uEVfxF6gzU2y6AULumALniGftBy4lEPqKAAYaEGWpFxF2FPKrQZ1gQZwqcaYAEuGPB9XOVy62VzxEF/uuE/3jFf44V/s7BzubMtb1VxrDFI+FFL9XSImZqImbiIndqLTDccN4sbOYZLoMMQVOEDEDAAKQMXXQQgAlt7lKFj6qZvsGYpbAEZNLFPzcZAemNajpFKOzOFfvJkCPVg5oAEckIFM5GFE4MwUBEDbAIniaYQQoFlEpEoW9EifPNPPHQ8O9lMC7YCWsSAyKiMTTo6spITKtIS3zUCjud2NTQSUkR6PdYqXWRllFUpCiQhnEMUc9gy8tcxNpBOPpUrckP8KscQAEYANsimXEBQGMWbBDOyZIbwAE1SRFeRIbO3GE8EZowEh88UG54HGtCDhdAWaHp6UsIUfU2kfeJlfpOlGeWEaeCUid8Va0JnXQqzfTnmiT/4kUAalUA4lUTZP1dmkHbXRx6WNGIgBCgwAVEalVDrADFjBNlXd1RnIjxQUBewACLAAEyyFBODJ/TAYVfzEDhwBWJKATwAF2JCInKDlV4alsoAQFUZcDHGQoVhlOeCMn+wAGYAACMTApIBRCinUdSHHuSRK3PzEHaglXaLQYuDAIsAZGbBACnSAn3zTO4iE0rCSGMAiEt4Qq8ATPIWQaKmWCZgFDmzBZTIBJdT/hFsCCRqcZVfOJVv+BBktX6xQQRYcgQ6Epc4MQeaxBaYk0W+ygAeQQDvi4osYmrXVRABUjuWgHFch2khN4jmh0UAUEUla2s+90SLSDkW0JOUlTGu05HWBH/jtF3jeUWkohyUWJX3Wp33eJ37mp35qB03mV7D13ML4TAzJAIL1WFT4wkc0xPrABinazvZd0KAoQV9lCiBUVGxgxoQqEZNgTFxi3DGZTh7CEwzdTZbkxELgzIfaRABM0wOUiDPxW4aBJ86pJl79Am0N57L0xQtE3oTCRALIQInYSorl25eIXpSJ5ukdTnQtxRaIwA3oFm3pZlUiRYKtFUKtqE20CUPy/2aURul0WgaQQEBJUGaU2oTJEIH6wIWE6QaPBSMO0GML8thYZeFsMKO3vNyFhFRcREv3hKLtrNSk4Z9SJghLblco6h9SQlqmzVGkwRRP7iekRqqkTiqlVurSwaSD3qRLyppq8AmfSNyPyMBCRB+tQCL5jSfN/Nld6BYVLKT+QGc/VsHFUQYVCMAjZJA6wRMEuOlPtOoMiASRKMJI8ZibNeYWmGhdIIFLHFNXCgHdzQQXGWGHLCoIkoWsJhBCwcBCqpNDAIBmTsEiOKaUtdydTE2HYBmobI7AXQ5p4YQOKAEFMMUdIGtocEY5iEEOzCpCidAKgERFGAIBxEC8MsUO9P8ADf6FWljBjp4RQp2EACRAE6FBLUhAFO4Gj+WdtHbqsgHBtThaSo7Gdq4OkVyAHkRBNx6lTgLd/RFizv0n1jVooRoioJpXfFai0lkqzuaszu4sz/bs9SjVuIwLwwTbx7BPqdAPwmIlpD2izU3CjwBJ3VgOp/0IZ0xZE4DbRGiXadIMPFWNOojqzIWGl3gEYYQhvalFQ9jSj2RQ4+1fUoafRxStuH3Wb7BpSGyIxwybx01WYWQQ/n2WtISMadFKoODTZp3GQljB6ZTZtfRFOfmMynjLO8iAOjgtPA3bFUUFgyHOhzygRFCEgracb9BtaTDQ3kYExe3JevYOqCkMrQX/GSjC503BVPdZ1yCil+zoH6faoEU8qs/+LvAGr/AOL/HWR8uu7qxV3WxI2hVRi3sCKB35p3YlDO02L3hdXe1l5YqIJ8g9zVIGCqRZ3fd1FW+o244Ni+TWKyG6bdatJLWMphLqbcgFyt/WZHPRTNapQ3si7kV1y2pgTa5sCwbFkQDf7ozUVe0OIu8G6vjp13hmmnbtXChyWvGMouy+7WjI580WLwd3sAd/MAgDLwOD3/egn6RFIoNWsPi+5+vS7H+mL/+ML7rl3NDZUaSZ7/7NqKelH6peL24UIs+Rl8IE7YqQFj1axEqmBiFyqgbVr03GjvidI1g1gOIm6oy+lCHu/51JJSZ6uuwgIuJ4Di3MDhHTZiVNjgtMIk/S9WQIt7EbvzEcx/EmdrHQfrEdfxfTbl8JF+rJMqoQx+6OpfDKtrAEk2/pTutvmOrKnmd2haehliQiJ7BNnl/u7MmRKeHsnJIiwiTtVi+h0hQPW1gG9IggPmijAt2f1hwoK22BOLCgBjGArqzWxiQtv3L2Ca0Gy7Eu7zIv97Iv2xfNyeQQbxfxIKoCd3EWi9/zTnJSTQQY/zHLejHWwZrsEGojVt0CG3B6PvJKtm7sEvGVxQ09vjI0m/K4uPIwl+cNe0//dE2IgKH9YvAdmRQEnzIDgp+n6a5LnuehLphSrm7LDh17qv/fGv+yQR80Qie0Qr9aSo0ftQpiN3dXLf8nTP6zTemzPo9x/gnPPruVSvrwyw4iRRQyM0ciI/OxF39XORuxlknvKYMx73CxDrOyxaaKCGgBW3rgLeqz2ZGn7L4nM7dsn6JsUIfxqe6XUFezL51nUmdMLi80VEe1VE81VdMLNvPX0ppXT1sxVs/iqS7yEq/wBUvzRyf1TKK0+4KPppIx+3I171ArNYsLYw7kiSmqC+PkOTd0S05wKsWVTcDAuFLyyaZyfy4YT/szdmUySs2sEFMyIb/0KbuUJKK171a1ZV82Zme2Zn8HWM9yUZf0RhMqIF+1CRvz/nL1oC62D8e1asP/bkdr10Oj9GhT61nvF8y6keC29EmZZzTTdkqLb7pYoJ88rKgOMNBG8kdnJVL/ti23NcriLjjTsVpD9G+LGtA99WZnt3ZvN3cv9Gjr8zb7Z0wnNklzH89N8EQHz86l9kpttcqyLhB3X2nbFCnSHE1dMSonNlNDtoKtlIZ4kO3edqQJlh+5Ns35hhL/hUM47dPgN2zD8sweiLp8M0qln0v3tAMPdKaWHyKn8jXvHe4ST2V3N4mXuImf+PASdYd7HxGbsVG38HtKeBdHYkUrs/3ur9Alt3QP8lf3cFPf8anqMSFOuPGY8Mzms/iJJzQfSGe/skZrMWKHuFKVV20ft4sT/zG1LvdokzOl0XdSDa16obiYjzmZlzl+FrZ7U3DLknDuUnQzt7kiCvZSSrIhSzRYf7ZSzzdjK+1QA3R8K29Y05pyU+9zi7RdJ3W1yXN7k68iG/qMivaQd7Wda2o9lzJHt/Ayd3QdVzqQF3aARwSpmbmojzqplzr8CbqPV/gwr7mb2+7Jtu6ir3KWX/oDq7BFw3hWQ3Of1/pIczSFc3g5zzPzQrmG1/qeDw+lr/hKpjIDevic/yfvnieV75948rYfA3qmRziAqnfKaowqC3t7r98Gmzq5l7u5nzt8IbOvk3X10vh2+blXq2ePZ/rKCrksW3mPB7T91jgak3WiRrdMz/87oS83ev97qkf7cSO6T/+690V0i69zAtdwD+f4UKe2ZD/zUie5jR+d8qC7x388yIf8IwkWyefw9558yZd8/aY8yr97y7M8zJt8zM/8y9c8zd+8zef8d+E8z+u8z/c80P+80Ac90Q+90Rd9z6uDu3CBJIi80z891Ed988gD1fMB1Vf91csDH3RB1ne911u9PHQB2Gt91o/92F8913s92V892J/92md92r+92s+927N92XN93c/91++93qt93nf92f891vc94Re+16d94Bt+2Re+2Ss+2v+92zf+4BN+29v95As+4Pd95VP+5F++5b+91eN959f95lv+5pf+6aM93Xf//tpbveSDfRfUw3KMu9TXvu3fPu7vR+x3QRzsfu/3fj3wftgHP/HvfvEHP/CHfe/zfhf4fvMjv/HH/vBHP/AzP/QHv/Mf//RH//Fzv/U/v/NXfxxs/fJjf/d7P/ZX//VH/+57v/qzf/pnf/sX//d3v/3PP/jDP/qH/fe/v/kDRJd6AgnGIThw4MEuBgsSVIjQIUJ5DxdWHGjwYpeGCSFCxGgR5EeGHDWS/NhxY8WICkU6HKnypUg+IVNmtOmSpsGWOlfWm4iyZUqaGeXVy3f0X1KlS5k2dfoUalSpU6lWtXoVa1atW7l29foVbFixY8mWNXsWbVq1a9m2dfsWbly5DXPp1rV7F29evXvzBgQAIfkEBQMAAQAsAAAAAAEAAQCAAAAAAAAAAgJMAQAh+QQFBAABACwAAAAAAQABAIAAAAAAAAACAkwBACH5BAUDAAEALAAAAAABAAEAgAAAAAAAAAICTAEAIfkEBQMAAQAsAAAAAAEAAQCAAAAAAAAAAgJMAQAh+QQFBAABACwAAAAAAQABAIAAAAAAAAACAkwBACH5BAUDAAEALAAAAAABAAEAgAAAAAAAAAICTAEAIfkEBQMAAQAsAAAAAAEAAQCAAAAAAAAAAgJMAQAh+QQFBAABACwAAAAAAQABAIAAAAAAAAACAkwBACH5BAUDAP8ALNgBFAAJACwAh1ZcWFpcWDK0QFZcTGJmoGJqoGZmoGZqoFpcTBC0QCLmQCK0wCLmwGJolOLi2DpQjEBQjFJcVLq+uLS8sGRinLCkhD5IjN7g2LS0qOBogNK40L6yuF5mnLayuL66qCJgTNLS8DRMjODa2ExmYLq0uGJcnK6auLq8qDpMdNre2Ly0qFhinKqcuDo+gN7eyF5ihKycrI6CiChGgN7U0JaamExikKSctIqEiDIsgN7asJKcmFZOkKicnIyEfBA6gN7IwJScjILggOCetIxwlG5qcFakpMzM2CIQTMTMzMzewODytHB+fD46OKSsoK6qqKKmqFpUWKquqDRAQF5mUBA6NFJUTJaQmIh8jHZ0cH56gDxESJSQjODGNHJ2cIKGiGJcUD5EOKSkmFZm1DpAKEpIVHyKjGJmcFZ6eLikqLCkYJiWeJSWjLK0uHB2qNTQ1ISEWHBwhLC4jJSU4ISEcFZSWDIoNNDQwFhmaMzU1ISYhKykoIKCJD48SKysmFxKYGx0cLB4hJKOmF5aYHCSlJyYkIyMsDpORGZiYE5QWEJGSFJWWISEfEI8OGRcYJiChEhQVHRscHyAgGpucODKhGRoYDo0OEpaYEpMbGJUWF5mYHx+lGJYcKIigJyekIyMgFhUTChCRISwhKaiqDJCEKi4sDo8XMzMrKiouISMhJyQlIaCiFZYbCKEgIiImJ6YnJRWpLCQnL68uPLK0NDEzCI2zIqOjKqqpGZmlK6evE5OTFJSVIqKjFJSXIKChEJCTJaenJKSnLq6tGpqbJaelL62vGZqlLa2tMrKzI6GjL62tHJydL6+pOLe3M7OzF5eXGJiZGJiXD4+PKamrFZWXJqanJqenEJCRJqWnGpqdJaWlKampK6etDo+NIaGjHp6hMrOzIaGhDo+PG5udJKSlL6+rI6GhOLe1La2vHp6fI6KjKKirLq6vE5STJaWnKqqrJKWlDo6PDo6NJ6enJKWnFZWVK6urD4+NKKipG5ubF5eZHJybM7KzK6upI6OjIKCjAAAAAjcAP8J7LXPi8CD/7wURDiwWS+G/3o5hKjQIEOJDxlWhKjKTkaEvY6BExjtoJeJ/8IdXCSS4r6PBzv2glfyYEgv8OAh9HJMVTx2O/eBy8WwYzdh1LTZPEbtn7amAlV9QxNKjyqTzc7Z4CHJZrNgSp95nfCvX1ASFJut0+ZJkUk759ztord0baAAMZsZu9dJmM1vHe7dQxfTTpNrSk0es9Lr3pOY38A9G5c4okMw+OR5vfrvz9+RDMEde1izIUyBGy+iRCgaNMjVNu1EQhjOXi8j4JioXOo6J0mB8JgEBAAh+QQFAwABACwAAAAAAQABAIAAAAAAAAACAkwBACH5BAUEAAEALAAAAAABAAEAgAAAAAAAAAICTAEAIfkEBQMAAQAsAAAAAAEAAQCAAAAAAAAAAgJMAQAh+QQFAwABACwAAAAAAQABAIAAAAAAAAACAkwBACH5BAUEAAEALAAAAAABAAEAgAAAAAAAAAICTAEAIfkEBQMAAQAsAAAAAAEAAQCAAAAAAAAAAgJMAQAh+QQFAwABACwAAAAAAQABAIAAAAAAAAACAkwBACH5BAUEAAEALAAAAAABAAEAgAAAAAAAAAICTAEAIfkEBQMAAQAsAAAAAAEAAQCAAAAAAAAAAgJMAQAh+QQFAwABACwAAAAAAQABAIAAAAAAAAACAkwBACH5BAUEAAEALAAAAAABAAEAgAAAAAAAAAICTAEAIfkEBQMAAQAsAAAAAAEAAQCAAAAAAAAAAgJMAQAh+QQFAwD/ACzPA2QEFAAjAIdCFFhGFFg8IFhCFHhGFHg8IGg8Gng8IHg8Gmg8Gkg8IEg8GlhEHlg8FGg8FHhEFGhEHkhEHnBEFEg8FFAiHAgwGmAeEiAkIngOHnAeIngWFmgmEiA4CGAEHnA2RngmFngWDgjCgIA2QngKHlAkDCg4EiAWAghEMHAYIngYImg+LmgkJAgkHiwiGHgiBDgyRHgKCmAaDDgiBCgkHjgSBAgeCigcCBAeCmBCwoAeGHg0PngiJCxGLlgOBBgiJDgOBAgaDCgODhgiGGgiImgUOGA4NiAiDDg0Qmg2LngmAihCMFgaJDgUCggkJMAsQnAyMHgUOCAgFjQkZoBEMEgiEiAmAjgaGiAGDhBEKHA6LmgwOHAmBig0MGhEKFA+KngsLFAeJjgkIBwmIjgaEiAmCjgwPlAMHiAcIAg0KHBmQoA8LFA6KHgIBAg0LFAcFBQgFAgmDjgkFBQsLHAkBBAeHlAcBDAUChgeDjgcHBQMCjBAPmAeCjgGBBgWAhg6MHgSEAgcHjQmDgwWGnweFiQmJiw6KmQSBhQaIhQWBgwiDgwWGnQSAhwaFiQeIjw6KmxGMlwaFmwSAhQaGmw+MmQWFnwSBhweIhQeJhQmGnwiChQeJiwODgQmGgwiDhQSEhQaIiQ+Lnw6JmQ+LnQWBgQaIhweJhwWEhQaJhQ+KmwiCgwmGnQ2MnQeDiwaFmQiCgQaIiwCBgQmFhwCAgwaFhwSDhw6MmQeHhweIjQiDgQ+JmwOCgwmBjQODgwmDhQOEgwWDhQiChwWDhw+MnQmChQeFhwaHiQmDhw6MmwWBhw6JmwmFiQmCgw+Mnw+JmQWEgQeIiwaFnw+JnwaFnQ+Mmw+JnQWEgwWFnQ2MnweGiRGMlQaHhwmHgwmCgQWEhwiFhweHiQmBjwmIiwOCgQmDgQmJjQWGmQSEhwiFiQmHgQaGnQeJiQSDhQeGhwaJiQaJiwaJhwaGnwCBgwmChwOEgQCAgQaGmQeIiQmJjweIhw+KmQiDhwWGmwmGgQeDiQWBhQAAAAIVQB50RtIkB6vf/+CFCR4EKHDhxAjSiwo8Z+tixgvNuSVMWPFjyBDihxJsqTJkyhTqlzJsqXLlzBjypxJs6bNmxIVLhyIcOfAhhE52gL6sqNHi0YvBgQAIfkEBQQA/wAszwNgBBQAJgCHQhRYRhRYPCBYQhR4RhR4PCBoPBp4PCB4PBpoPBpIPCBIPBpYRB5YPBRoPBR4RBRoRB5IRB5wRBRIPBRQIhwIMBpgHhIgJCJ4Dh5wHiJ4FhZoJhIgOAhgBB5wNkZ4JhZ4Fg4IwoCANkJ4Ch5QJAwoOBIgFgIIRDBwGCJ4GCJoPi5oJCQIJB4sIhh4IgQ4MkR</text:p>
      <text:p text:style-name="Standard">4CgpgGgw4IgQoJB44EgQIHgooHAgQHgpgQsKAHhh4ND54IiQsRi5YDgQYIiQ4DgQIGgwoDg4YIhhoIiJoFDhgODYgIgw4NEJoNi54JgIoQjBYGiQ4FAoIJCTALEJwMjB4FDggIBY0JGaARDBIIhIgJgI4GhogBg4QRChwOi5oMDhwJgYoNDBoRChQPip4LCxQHiY4JCAcJiI4GhIgJgo4MD5QDB4gHCAINChwZkKAPCxQOih4CAQINCxQHBQUIBQIJg44JBQULCxwJAQQHh5QHAQwFAoYHg44HBwUDAowQD5gHgo4BgQYFgIYOjB4EhAIHB40Jg4MFhp8HhYkJiYsOipkEgYUGiIUFgYMIg4MFhp0EgIcGhYkHiI8OipsRjJcGhZsEgIUGhpsPjJkFhZ8EgYcHiIUHiYUJhp8IgoUHiYsDg4EJhoMIg4UEhIUGiIkPi58OiZkPi50FgYEGiIcHiYcFhIUGiYUPipsIgoMJhp0NjJ0Hg4sGhZkIgoEGiIsAgYEJhYcAgIMGhYcEg4cOjJkHh4cHiI0Ig4EPiZsDgoMJgY0Dg4MJg4UDhIMFg4UIgocFg4cPjJ0JgoUHhYcGh4kJg4cOjJsFgYcOiZsJhYkJgoMPjJ8PiZkFhIEHiIsGhZ8PiZ8GhZ0PjJsPiZ0FhIMFhZ0NjJ8HhokRjJUGh4cJh4MJgoEFhIcIhYcHh4kJgY8JiIsDgoEJg4EJiY0FhpkEhIcIhYkJh4EGhp0HiYkEg4UHhocGiYkGiYsGiYcGhp8AgYMJgocDhIEAgIEGhpkHiIkJiY8HiIcPipkIg4cFhpsJhoEHg4kFgYUAAAACIUAedEbSJAer3//ghQkyEvhQoMIBT7kJfGhRYYIM2aUeFBjRlsgQ4L8N/CfSJDfbKVcqdIWSXr/WKY8eTJIxJMzPercybOnz59AgwodSrSo0aNIkypdyrSp06dQo0pt6vAhwosULZp0aTGr1ZFdebZ0uXNsyJk0UYpkOTJmS7Zm1SJMqzIgACH5BAUDAP8ALMoDPQQZAEUAhw4sKBIsKAouOA4sOBIsOAoqOMKAgCYiCBQOKAoieCAWNELCgAQsKA4OGA48ECZCOAIeaDgSQBQKCCIkCCQkwAoeeAYKMCRmgARAECJEOBgecBIkeA4iaAI0OAIkaAYOEA4OKB5EOBgYUA4COCQgHCIYUAoWeBJCOA4KOAIkeAweIBQKOCJEKCIYcA5EOAgECBgiSB4iIBIOGA4OOCI8MCIiWAo0OA4YaBIEOCIiSAoWaBgiWApEOBokICAUCBIQOBhAMCIiaA5EKA4YeBYCOBwgCBwkFCYaCGZCgB5AEDg2YB4iWAIeeCIieA48MBA0OAowEBAeeDg2IBYOOCIcCCISIBwUFB4wICQiNBQKGARAMAYyOBwcFAQ0KBwkNCAIIAYEGAo4YCQUFB4KUAQYcA40KAoeUBIQCCQeWAoKcBYCGB4KcAYiaAoKUBocIBIEKB44YBIECBoUIB4eHAoqLAouJAoqJBIafBJGFBIWZBoeNA5CBB4eLA5GFAIGBApCFCYWHA4SBBYGNA4SPA4SDA5CHA4GHA4OBA4SNAYeZA4CFB4aJAYefBJGPBIWbCYmVB4SJBYSNBISHB4WJBICHBYSFAIqPCYmDApCDA4GPApCHAomfCYSJCYmXA4mdCYiVAICBA4GFAYqNA4ODA5CFA4GNB4ePB4SHApGBB4mHAoafAoaZCYmBAomdAIqNA5CDBYGPAYedAYuNCIWHApCBBISFBoePBYSBBYOBBIadA5GBAYmfCImVBIaZB4eJA4KDBIWdB4WHBJCBAIGDBYOFA4mfAYmdA4ifAY2PA5GDAoabB4mJCYeDBJCHAYuPBJGHBYODAouLCYSHBYSPAIuNApGFBYGHCZGPCYiXBYSDCYeBBJCFB4aHAYebCIWJAYqPBIGHAYidBIGFAY2NBJCDB4eNBYGFCImXBJGDAYmbA5GHA4idApGDBIWfBICFAoadA4CHA4KBApGHAYifBYSHCYWJCZGNBYOHAIuPAICDAYmZBoeLBJGBBJGNBIabAAAAAj6ABuAGkgQ1Kh//wQWHHgQIUJCCxk+jGjQIUKFFDNWtMjR4SiJHUOGVNhQpEmEHzeeNEly5cmUJV12hClTJM2aHVvi5Hhzp0eQPlECDaoz6L+eQZH6VLqzaNKhS6HuZIrTqU+IKp9mjbq1qVScVGuGlYk1pk+rIjFqjGgW68KGKd/ypNhQLUGzRlfOmeNrr985CPf2FbyX42C+iH0FHnxYsUXCfyP/HSyzb9+8//5iTrzZ72bLnQvn5Tza82jQpUUbJb3a9GrUrVUHZT3b9WzYtWX7pL3b9m7cvXXv5D3c93DgxYXjJL7ceMjE0C1L1j1ddHTEHK9fzlw9IAAh+QQFAwD/ACzCA9YDHACJAIcOLCgSLCgKLjgOLDgSLDgKKjjCgIAmIggUDigKInggFjRCwoAELCgODhgOPBAmQjgCHmg4EkAUCggiJAgkJMAKHngGCjAkZoAEQBAiRDgYHnASJHgOImgCNDgCJGgGDhAODigeRDgYGFAOAjgkIBwiGFAKFngSQjgOCjgCJHgMHiAUCjgiRCgiGHAORDgIBAgYIkgeIiASDhgODjgiPDAiIlgKNDgOGGgSBDgiIkgKFmgYIlgKRDgaJCAgFAgSEDgYQDAiImgORCgOGHgWAjgcIAgcJBQmGghmQoAeQBA4NmAeIlgCHngiIngOPDAQNDgKMBAQHng4NiAWDjgiHAgiEiAcFBQeMCAkIjQUChgEQDAGMjgcHBQENCgcJDQgCCAGBBgKOGAkFBQeClAEGHAONCgKHlASEAgkHlgKCnAWAhgeCnAGImgKClAaHCASBCgeOGASBAgaFCAeHhwKKiwKLiQKKiQSGnwSRhQSFmQaHjQOQgQeHiwORhQCBgQKQhQmFhwOEgQWBjQOEjwOEgwOQhwOBhwODgQOEjQGHmQOAhQeGiQGHnwSRjwSFmwmJlQeEiQWEjQSEhweFiQSAhwWEhQCKjwmJgwKQgwOBjwKQhwKJnwmEiQmJlwOJnQmIlQCAgQOBhQGKjQODgwOQhQOBjQeHjweEhwKRgQeJhwKGnwKGmQmJgQKJnQCKjQOQgwWBjwGHnQGLjQiFhwKQgQSEhQaHjwWEgQWDgQSGnQORgQGJnwiJlQSGmQeHiQOCgwSFnQeFhwSQgQCBgwWDhQOJnwGJnQOInwGNjwORgwKGmweJiQmHgwSQhwGLjwSRhwWDgwKLiwmEhwWEjwCLjQKRhQWBhwmRjwmIlwWEgwmHgQSQhQeGhwGHmwiFiQGKjwSBhwGInQSBhQGNjQSQgweHjQWBhQiJlwSRgwGJmwORhwOInQKRgwSFnwSAhQKGnQOAhwOCgQKRhwGInwWEhwmFiQmRjQWDhwCLjwCAgwGJmQaHiwSRgQSRjQSGmwAAAAI/wAbgBpIENSof/8EFhx4EKFDhKMWMoQo0eDDhworarR4sePDiBw9ivSosOHIkw5BmkR5siRLlipfoowpcyTNmiQn4vR4c+dHnT5/hgyK0CXRlECP9iS6NGhTn093Gj36LypOqzWxypyqNClTr07BQhW7kxBZnFxZmt2ocSXGig1BLnSLVGLDjAXpUt3Lt6/fv4ADCx5MuLDhw4gTK17MuLHjx5AjS55MubLly5gza97MubPnz6BDix5NujRgX3NQq06NMLXr1SLnyJ49uzVt2iJX637NGzVO3Hth7wVOVThV4keNH0VOVDlR5kGdB4XuU7pP6jut78SOU/vv2sFd8y7lXtN7TfIyzcuc7YsvatnjVY8Hf1z+cPovb+/ez9rj6tu23QafR+zxhhB/vgQEACH5BAUEAP8ALNgBFAD+AeQDhx4WGB4aGFAcfHJggHZggBouKB4qKB4uKBoqKEgUfEgcfFAUfFBQGG5gcHRgcG5ggFBKGBwmKBoYGISGkKagsIJgYBQgIEwYaFBOCBwYCKqeoBwqGHJYeEhOED4YdLKenBwQEKagoBQqIHJcXExEEEYIdJaSiBQUEF5YaBxCRIKIgD5KEEYQUJKUiB4eKBgGEGBYWI6SmEY4EEYQII6UiBogKHZwcHh+nJKekFpYWCwYJHJoeEBAKDxEPHJ2cKqmsAwQGFJQTJKWmIJydCpwgGpkaGJYaEQ8PEYoMGBefHAcgHqAgJqgoHJwgAoQCKSosJyalAgmGMYqgBogGH6CgBwYaIiCgIqIgEA0NA4SCHx6fEhQVGBeaGRubHx+aOimrGZugMSalGx6eBgmCJyWsHB6YGhaYJKawHCGcH5inBAmPKKWiF6AcGaASAwGEAYCCKqooD46QExOQBAOND5OTKaqoAQICMaSLGBkWK7ErE48NJyoqKKeoAwYEJygsHBiHG5ycEY8VKaWpGZiaJ6aoEhKWFhYaKiyqJaSmGpwbGJeWHyAdIaKgKKkjF5kaKiexHR8cGJmaGZkRGJwnHR6gIZ4nEREOJyUnGhkWHJucDw8NHyIdHBi2K6a6GBuWFpudB4iGKKGlKKooIZ8dFZaWEbGgFJOWMbogEY6dEZOLIaGbAQUECoqxIaGpKKkbFhiYE5QWJKuqHBGdFBKVMZorDo+QJ6ioIJ8THJsXIqEkAQGGJKaqF5eVEZGRDo6PJaWjGJiZHJybGZmZF5eXH5+hD4+RAICBIKCfKqinHZ2bEZCRIaGfGpqZAICDHZ2dJ6enJKSnB4eFB4eHKampFJSXIqKjHJydI6WnB4iLGJibJqanE5STE5OTG5ubD4+PB4iJKqipEJCRJaWnFJSVKKipIaGhI6WlKqqrGZmbA4OBJ6epKKinGpqbEpKTH5+fG5udEJGRFZWVFZWXJaWhKamnGpqdA4ODKqqtEZKTIKChJqapDo6RJKSlJaWlIqKlAAAAAj/AP8J9BanlsCDCBMqXMiwocOHECNKnEixosWLGDNq3Mixo8ePIEOKHAmxljdvJFOqXMmypcuXMGPKnEkzYhxvvmrq3Mmzp8+fQIMKLXlyqNGjSJMqXcr0JUGDTaNKnUq1qlWaJ1Fe3cq1q9evW3FqBUu2rNmzaFWejJO2rdu3cON6Mzkwrt27ePMmJag1p96/gAMLTmly7ODDiBMrbih2sePHkP+KJRi5suXLX7P6goq5s+fPRyePA026tOmZJ4txO826tWuQOC2xezbtte3buB3iHA3nWe7fwG2fFKYtRL7gyJOD9hYIErlngJRLnw7ZG5FRT/5Fos69u+A4MEL9/6Phvbx5u75eiT/Pvv1Zb7zMkWMkz739+1a9DeM3rVo8/AAGqJQ38lQzTT/DCKjggj95w40702jDDoMUVihTLcpYY0sIS1jo4Ycp3QSMNrWBaOKJHJnETT7TlIjiizDadBIw/WQX4404JjSXN+F041uOQN6YlUDRBWkkir54U8yRTKKIU05+NSklhUNOaSWDNxl25Zb31VIQl2Dep0lRYZZ53lNmpuldlWq2idxJScbp5pzAsUnnna3R9Y9flOHp55+ABirooIQWauihiCaq6KKMNuroo5BGKumklFZq6aWYZqrpppx26umnoIYq6qiklmrqqaimquqqrLbq6quwxv8q66y01mrrrbjmquuuvPbq66/ABivssMQWa+yxyCar7LLMNuvss9BGK+201FZr7bXYZqvtttx26+234IYr7rjklmvuueimq+667Lbr7rvwxivvvPTWa++9+Oar77789uvvvwAHLPDABBds8MEIJ6zwwgw37PDDEEcs8cQUV2zxxRhnrPHGHHfs8ccghyzyyCSXbPLJKKes8sost+zyyzDHLPPMNNds880456zzzjz37PPPQAct9NBEF2300UgnrfTSTDft9NNQRy311FRXbfXVWGet9dZcd+3112CHLfbYZJdt9tlop6322my37fbbcMct99x012333XjnrffefPf/7fffgAcu+OCEF2744YgnrvjijDfu+OOQRy755JRXbvnlmGeu+eacd+7556CHLvropJdu+umop6766qy37vrrsMcu++y012777bjnrvvuvPfu++/ABy/88MQXb/zxyCev/PLMN+/889BHL/301Fdv/fXYZ6/99tx37/334Icv/vjkl2/++einr/767Lfv/vvwxy///PTXb//9+Oev//789+///wAMoAAHSMACGvCACEygAhfIwAY68IEQjKAEJ0jBClrwghjMoAY3yMEOevCDIAyhCEdIwhKa8IQoTKEKV8jCFrrwhTCMoQxnSMMa2vCGOMyhDnfIwx768IdADKIQ/4dIxCIa8YhITKISl8jEJjrxiVCMohSnSMUqWvGKWMyiFrfIxS568YtgDKMYx0jGMprxjGhMoxrXyMY2uvGNcIyjHOdIxzra8Y54zKMe98jHPvrxj4AMpCAHSchCGvKQiEykIhfJyEY68pGQjKQkJ0nJSlrykpjMpCY3yclOevKToAylKEdJylKa8pSoTKUqV8nKVrrylbCMpSxnScta2vKWuMylLnfJy1768pfADKYwh0nMYhrzmMhMpjKXycxmOvOZ0IymNKdJzWpa85rYzKY2t8nNbnrzm+AMpzjHSc5ymvOc6EynOtfJzna6853wjKc850nPetrznvjMpz73yf/PfvrznwANqEAHStCCGvSgCE2oQhfK0IY69KH9BIIxJkpRY9hDIPaoKEUvaroTaHSiHM3oRzlaOjd89KQaJSnrRKrS2UnUordj6e1e2lLZydR2N61dTmlH09t5FKY4BWlMhRpUoNaup7b7aU1jt1OXElWnT6VdU2WH1NopdahGlWpUZzdVpm6Vql+N3VWLulTYdRV1IkUpSsv6ubRWNKQnZavn3LpRgbw0pRDNq173yte++vWvgA2sYAdL2MIa9rCITaxiF8vYxjr2sZCNrGQnS9nKWvaymM2sZjfL2c569rOgDa1oR0va0pr2tKhNrWpXy9rWuva1sI2tbGdL29rU2va2uM2tbnfL29769rfADa5wh0vc4hr3uMhNrnKXy9zmOve50I2udKdL3epa97rYza52t8vd7nr3u+ANr3jHS97ymve86E2vetfL3vbmUxoukIZ85RtfgcB3vvSVxunwG9/52ne+/ZXvfu8L4ALzV8CuI/Dt8Ltg+jYYwbVTsO0AvOD+Pli/E3bwhC2cYQjTrr8uuHCD62u7AIs4wySOsH9RjOHambjDLf6whlXs4dlJmMYxtjGHcTziHKsOv0AOcoB9HDoQ5xfDBObvgIOM5APLNyAAIfkEBQMA/wAsDgPNAZcANgGHIiRILkpoOFC4Nk5oSjL4OEq4NlJoLkJIUk7oLkZoMk64TjbITCJ0UhqAMlBoBBQMUhaAKkhoGhoYcEaATlDoRkL4RsaANk6oUk64LlBEQjLwFCrEDBAENFBYThiAChAQJkhoUEroJlBoMCQoQkT4LE6wHBxsTlC4NEhgQkjQKlBYJCAgUBh0KkhYRkhkSk7oRD74Lkx8CCooMkKwUEq4FhxASBh8RjjYSk7YRDLYQk7oBgIIGhooPkL4HhooMkiUSk64CBQgRhQgUirYTBhoRj4gNkJIQkLoSk74KE5EIhZAMjKkUE74Tk6oTizYHDAoUDbYRgpkRirYTkKwSizYTjboPjbYJiJIRjJkKkJIHiIoQizYQkiwIiI4TizIUjb4GiQoPizYSEiUHkZENDxETjj4Rk74HCQYJkREQizISDKkQjbYUDL4QlD4SjbYCA48KjxAHEYcPhTEJjw8Rh5QUE7YTk7ITizwIBQYDEZgICAIBAYcDBgMxoCATkLQKnCAHiJINEQ8DAYIJAgoLjpAREr4Pk74FBwYLEQ8HkZsDAIcBAgIJjpIMj7gNEpEPh50Lj5sTkLwJB5IMkRIHiYsDgokHh4cNk5MRjbMRkb0PjrEGh4sMlJEQjrMSjr8CgoUGh4cKk5kGh4kPjbMMlJMUi7URjrEAgIMQjrELj48NlJEMlI8HiYkNk5ELkpMRlL0KjpMCgocLkZMLk5sCgYUJj5MUlLsKj5MJiZEKlJkHh4sKlJsHh4UDgoUPjLMKk5sDgYUHhocAgIERi7cLkpELjpMUlK8Ujr8DgYkNlJMNkZMSjb8Ui7cQjbEPjLEQjLMPjbERjLMKkZMCgYkGh4ULk5kSjr0Ri7UKkZELj5MDhIMLlJkDg4MLlJsJiZMCgYcLj5EPjrMRlL8Jj5EQjrcNlI8Mk5MSjb0Mk48UlK0QjbMDgYcUjr0RjLEQjrUDgocLkZEDg4UQjLEMk5ERkb8RjrMNk48RjbEHhoULko8Hh4kDhIUUlLkNkZECgokAAAACP8AuQkbSFAYt3//4hUkeBChw4cQI0qcSLGixYsYM2q0qHChQYQCPTbcSLKkyZMoS4b0yJJhypcwY8o0GXLkzJs4c+bsaFOnz59AMdYMSrSo0X9DjypdKjMp06dQN/KMSrUqRadWs1adqrVrVKxewxrlKrYsUbBm0+Ikq7btTLRu455kK7euyoE97erFSHev36t4/wqu2HewYbiGBRdO/Bcx472OH9tdLNlu5MpxKWOOe3mz2s6ezWoOnbVjS5Y7ApDWurJgw9YEVa+2ato1wtoEwc3ezbu379/AgwsfTry48ePIkytfzry58+fQo0ufTr269evYs2vfzr279+/gw4v/H0++vPnz6NOrX8++vfv38OPLn0+/vv37+PPr38+/v///AAYo4IAEFmjggQgmqOCCDDbo4IMQRijhhBRWaOGFGGao4YYcdujhhyCGKOKIJJZo4okopqjiiiy26OKLMMYo44w01mjjjTjmqOOOPPbo449ABinkkEQWaeSRSCap5JJMNunkk1BGKeWUVFZp5ZVYZqnlllx26eWXYIYp5phklmnmmWimqeaabLbp5ptwxinnnHTWaeedeOap55589unnn4AGKihKlhRqiT6HFoqQoYwqml6ijCKKEKKUJqqPeoVW2uimhspnqX6MgkopqJ3m96mppeJ3qqqp3reqq63aR/eqrLHWN6uttdJ3q665zrerr716iqglpEqa37DEomosfsNeiqqjzCZKKrT3VTptsvBVqq2l3C57HqeOgovteduO+k+3iQYEACH5BAUDAP8ALKwC4wB2AAwBhxpIKCZAKCZIKAgaWAgmWAgmeBpAIBpAMAgaeBgWCCZgsCBEDFaWyCxYsCo6gFagyFiYtFaY4BAaCB48cCQiCBgaHCQIJFaSuAgKaCA0HCI2cCRgoBBqtB4eeCY8gB4iKAo8HBbEgCQUGCI6cCRYqComQFKQuCg2gC5OsDRYqGSc4FCO1HqquB4IaCIiGDwmRCYoQB46YCI6gCpQsDx2uBo6cEqeyA4OGFCY3DZeyF6quBAWID5qvD54yCgoNAoOGFCq4CxQoCYwgEagyDJgyFqsuCggPAYQGBw2gCRQqEiYyB4aUDRgvFysrCAkPAgKGCpWoDZY6CQoIDRaxFymtCQWPAIOGDZ2yAoCGC5exFSqtAYOCB4aKDJ4yAYEGDJSxFigtBoeUDRyyAIEGCZYxEqmtBoaUFKQrCIeUDR2uCgeICgmWFyOtFrEOFqY1DxyyEZ8yCZqNBQ2cDiCyEiY4FqYyBAcHDh22CxgqFig3FrmuB4oUAg8YDZqgBAQCEyqjEqStCgcWB4oYBQeWAIGCEqY1FCg4BQGEB4iGE6g1B4iUBoeYCIUWDZ28B48SEy+1C5YoCAaGDic1CIgKA4gOB4waBgQECh2vBQmFD58pCAeYEig3GpEgA4KNB5GcFSKtFCcyCg2aCYmxAYgFEJYtAgECGactFCW9MSAgB4eJBYeDFaSrCIiVFqixB4eVFKi1B4eTB4eLDp6xCIeFBYaBAICBDp6zBIOHBoaDBoeBCIaLB42dCoqPBIOFEaa1CIiTFaOrA4SFB42bCIaJCI+bDZ6zB4eFCJetBoiVFqexCIaVCJitBoaBC5StDZizCJerEqixAoSFF6utDZ6xAoGFBISFFaa1EaW1FaazBIWFFaaxFaW1CI+dCoqREqizFqa5CJirCIaTC5SrB</text:p>
      <text:p text:style-name="Standard">4eHFaOtCpanFqW5FqizF6uvBYeBCo+hBoeDBISHFKe1CpapCIeHBYaDAoGHFqW3AoSHBoiTA4SHDp2xAICDFaOvCo+fFqa3DZixDp2zA4WFFqezAAAAAj/ANnVuldrYEF2//4JLMiwVrWEECNKnEixosWLGDNqrFitIcOH/zp6dLixpMmTKFFmG8nSI8iUMGPKlCnSz8ybOHOaDFbwpc6fQHUu9Bm0qNGTIokeXcqUop+eTaNKhZh0qlWmVa9qDTp0q1edWb+KjRl2rFmTZc+qxZh2rduJbd/KVQh1rt2Everendt179yafv/qDby2L+G1cQ9/Tax4K+DGZw1DFst48tTKlqNizsxUMuerjz8v7dfSI0GD9USDZWnzH8+RSlXDFOky4Q6WsWXr3s27t+/fwIMLH068uPHjyJMrX868ufPn0KNLn069uvXr2LNr3869u/fv4MOL/x9Pvrz58+jTq1/Pvr379/Djy59Pv779+/jz69/Pv7///wAGKOCABBZo4IEIJqjgggw26OCDEEYo4YQUVmjhhRhmqOGGHHbo4YcghijiiCSWaOKJKKao4oostujiizDGKOOMNNZo44045qjjjjz26OOPQAYp5JBEFmnkkUgmqeSSTDbp5JNQRinllFRWKdw446SSJZZYJsTll11GpyWXWmqZUJlblikdlmOC6eaX2qEpHpzhyRkeneDZCR6e3+n5HZ/e+ekdmeK1OeeYc26ZaJh7qnknl4dmueg4kaYyaaWX3unonpBqKumjjP656Z+dYpfmqWim8s4470wwhwprvhpJ6T9kpgILJEpgs2aqiv4zZgXjxHCFIWwEBAAh+QQFBAD/ACyQAasA7QVaAIcsUWqioqW2mXtocIFjYF4tLk2alpzl5eU9Pj6Yd2ZkSzFHLy2cjHi2xsyswsx+bltXV1lFR0hnaW7KxrQrLlzOx7aCgox/dYCatsnr6+x6e37Y2dlwcHR9nLXMva2sjXJHY3h2ZEhVaXxVNy6OdGO5u8BCQkS/zcyMp7kuQU9nd50SFCMdHyzDxcc+WnRMKjAqO1xuf6uQssAqKjTS0tQWFh86LC69rJRsWDyrtb+Fho5xi6xymqwiJiiOjo6IlqByWkBpf6hGQkxid5ysrLDEspiZm6Te3uRefpS8qICie2mumIQeHiSynpT29vQuKiz6+vx8qLzEu6mPkpzCrqSGhoQuLjXKzsu6zs7w8vQuMjXKyssyNTU6PkxSUmBGVmyysrxmUkRKSk4sKlzOysmunoxSUlTKytR+fpzOwsQqMjxOUlQaGiEmKipKTlAeIiQyMiwmLjQeLkxGcnAyUkCgdnyqjORGbIw0DCyacGAuMMjKuMQsHnSw8sBMWlx4IIBIPix8sngUDAz++vg6PCTY2rjqoKyQiJBs6LCw0pRIMkCsoKhsfsBkdmTK4EAyUoQaIiBqSHDy0NQiHgyAemS+3MTeyrRYTFyGUnAUDEjU6Oyi0vBkiGQoHiiOiKDKoCwqJij0+NAsLoDm0JSIWChOInj6/Oji6PgsMiCgbkRMhozKsOgiDBwyeowMLnTO0sggDHTkXlhCeiBUsrAUelyAbHAGDByiuJgeLnTKHoC2yrRODjA6NHS+0vB4UqwsHkja6MxCUhjUzshOMBAMLiw2HhwsNAyKhpDeytBMbKgUBii6bmB4giiuXhygZGzMlnDa+OCipMS+tnB8puyAimQUUkhCelCubpx8xMiuTHQuetyEhrgiyoDKXthsyjBSUjyqrOjKkMQoKBzE0LTm8KCEbrR6jJBsUBB4auROTlQqKiQiIhwqLjQmJiQiIiQmLiwuLiwaHhyKioxOTkz+/vQyLizOzsQmJiwqLiyKipQqKizOzswqLjz+/vwaHiQAAAAI/wD/CRxIsKDBgwgTKlzIsKHDhxAjSpxIsaJFJitW1GBisaPHjyBDihxJsqTJkyhTqlzJsqXLlzBjypxJs6bNmzhz6tzJs6fPn0BLMtHi48AUKxyDKl3KtKnTp1CjSp1KtarVq1izat3KtatSfxwO9DuAhJXXs2jTql3Ltq3bt3Djyp1Lt65dh2w0OOk36Ji/u4ADCx5MuLDhw4gTK17MeCkLHVD69ZvCol3jy5gza97MubPnz6BDN2ajQ3K/fElFq17NurXr17Bjy54tmEU+0/nY0N7Nu7fv38CDCx++ms1tyfn+El/OvLnz59CjS5/u0Thu3dSza9/Ovbv37+Db+v8rjRx7+PPo06tfz769+4L+jp/2x6SGIGKd3uvfz7+///8ADhYfbitwoUMJF9zDxBs1rCDIGwFGKOGEFFZo4YVCkXfaChpkMJYEbMygAw06sJMahiimqOKKLLbInXXIrTCFZE5YsIIEB0BxgAT0NbjCiS4GKeSQRBZpZGEwnkaMJ5JBocEKFkQGhQ41zCDPBj5oAeSRXHbp5ZdghqnTgJIdw8KM/UBho3z53CjWjluKKeecdNZp550CMaFhPjWgqeYKewK615TK4WnooYgmqiiAZJ52Jo02BrqneYtWaumlmGYq3Him6bBkk2t2ugKTyBWq6amopqrqqog1mg8rPzT/+aSkuJnK6q245qrrrlM1Shma/XjyqGQ+fFoer8gmq+yyzK7EqWQbEEGDaRsEsIFpNBgwbanNduvtt+CG+0+jppVr7iDmJifuuuy2666d7azTQ0GkmWvvvde9q+++/PaLIRP4sUBMauTia7C6/ias8MIYutODO5083I47E/fQw8QUU2wxxg5HHHHGH2+scQ8RT/yxwxdnbDHIErtzT8buuFOZyhGnXLM4DmM8cTuVtbMzyzXXrLPGH1dccsYvC/1wyjtb7DHJS0O988w/G20x1Cu3k7LDMlfcMtci39zxwxFX9rLXP9/Tic9c15xxO2wgAIYTB1hgBRsxP2bw3qVi/20y1EW3bDHOWDst8tZ/H10z4FCP3QPOT8cM8cpFj0042CnbLHXMg3MeMuKTa2x1xTiLjvLTF0tsOM9Da12y2RRXFrjWjP/8sexXi6050Y27THE7Ja8eM+tn+/532nlr3TrKf5f+sshDn9047Vq/HTv1oYs9OdaEVzx2xa77bX3L4bO8tOSTs774+OBfz/z2pXO8+NNVe57748MzX3j9Szfdeub4m9jLTjc9w12NaYxjX/KuVznaCW1kkWOdy6bnPto1LnA4w1hlUqc/lV1waUXDHcq6F7r6Pa1y9MMdCqFnQPQVj3EcZB0HO6c0sF3uerjD2vyyZj3vbbB84cOY2/86p8CghQ16Y6vcw35YwKNtb4T5a58RNce0JAqua6kLnBOHiL8iGvBvVUygD5XXxK1xMX4qA+MDH2g1JWIRiJt7IhF/RsU1IlGMXGOiFs24sjmmcXt2DGME80jGPQqxjzz0I8Y2Zri38bGLTeud+sh2P5jB7nlH+9vYHKk7KSbQiYzcYQDHR8JIhpBtVlTi5hZ5sYJ0og3tuMfFfPayewDvYrY8W8lymbpYxhKXt/RZyXw2S18OE3i0VJ4vk2lLXzazmMp0GS1zmcyI8VKZ2MzlM33GzVnKMpjChOYxewlNbzLTmcS8pTjECcxmNvOWzVxbLwWoTHMak5m93GY475H/l71IZgsQGBgTjsG3veXmm90kYzKNebFhrg2b3PQlOdOZznlG85vmLCY0FSpMbo4TovCk6ENp6c2PEvOV4UzoLGf50GJqk6Po/KVHVwpRhKazE+v0Wc+Uact5uhOhLACFS5eJTrXR1JYlA0U6jYrUii5TbTx96jGRSbJzdhSbszTbSnH2zohudKLcjCc6MxpRavbgnRvlmVKHek+KStOs4CymNCWa0Lci86bKY2pZf2dWhwJzrNic6kiDF9FlJvWpZM3m73xKVGi6c5g0ZVtP3VlYcCYUqwstpl9hSUvIwhSsGL3sTAtLTbg6NqJ+BSk3e0ZNklK0oY8bbWtRmlKV/9I1nLtc5jw1WljeopazllVoT2ea221GFqS+9Shwp5rPwEqttbsVLUVBStvgNlezz9VtPaWL2d+O1rbDxW07ndpd0W60uszNq3OLS97kTve8yy2nesWJ2r9+E6nHxa9M6WnLxS4UobDNKVEpC8yIAferJ0WwRcdLWJw+DmqU1alSq3na0oL1rt4ssEBItuF26AMeT8DHDEJMYnzA48P6CDE8TIziE7tYH/ggMYxXHGIT4yPFN2bHE2Yc4xngAx86vvGJRyxifaDYCjKewYtbrA8rpNjIT3byidlxYiYLGcVGrrKSUUzkED95xSb2MYvhIeYql/jMWG5ymmH8BB/X+P/Fbf7xiUlMZhKzg8VKHvORW6zkLUP5zjf+8oeJvOUn3PnELLCAPyWTAQt0ogYaKqi98sGCJUuZyUbesZx5/OMYx9jITtbHDJg8Z0/vmMZ6drGnX/ziS/u4y6I2NIs3bepPB9nUW+40kXEMYzy7eNQrFvWmz/zpGptax1g2tJ13POhWz5jUouYzmcFsanjUWcSl9vKQM41tVGeZ0MyGMY9HbOQfW2HKO35zr4MsY3Z8+Mdt9nKs5ZxjThf501bQ9Ymrbe1aJ1nEbX4xuVXt5VEbGdBQXvK0B97sZuP6wzQeNKhx/OMtwznL716xty0ObByjuddX1jjF56xjN7ub2Sr/9rSno53tldMbxT/Wx6FnHe2Dm5jMN7Y4itO98j2zeudu7vGeUz1obH+50LEus6ivreSfn3rLTg7zpsUtZ4sfm9TKrnWuR01rQaf5509W9qHfXetYLx3EpVYysUscbJXX+c+eznPMkZ32IWucxcwGeIzZzeuc79jqar5ziOWe41PjeMt5Fnneu8x3L/t96e8OfNypLXPDD97uNp5zuRkvY8ebHfBOFjy2O135nRs98Xjf/LKLfePHg17mkyc93Q+PecWrfu+db/3nVS35y8ve8qe/u+ZhzHnWi5vcrxc94Utf93njedZtFrSNLV/uMFu74Wq+9Im1v+org9vIsG59/5WD3/F9233U2mfzp0dO9hur2+BqDrbBgbxvTBda652Wt+HbbplWquPylwd12Qd5TiZlfbZw8FByC/cECBhil5ZvDNhsTfdhT5BvHJeAy6Zj7IYP+XZu7KZj24eAAggPBQhx8YdtB6iBdBZ/TRZw6bd9R+Zs52ZxyhaANKaCG1hoVHZ5LPhrLnZ5SAZiSEZlPUiBHwgP7iAEYGAuThAAXQAskpYulVaEPtiBElhnFRiDWjht73aAFxh/iAeDCBiDEThtqKZsBsiFGIh7OVhnK+aFIDaBadh0AUeFQTaC2XdsdsZqOvdzUiaGQMeFQcaFD6hi1gaCpneAFMiBHMiAB//ogGoIdUaHZDaodgA3bd0mcGjXZ44IYkYXcJWodxdIh2NmdX3IgNYWhC1ogWO4fUYHiGnIdC4mgyWWgguIbLHYgyOoZDqGZH3YcC+odlR2h9unbNamiD6ogwBIcpeXihFIg2LIi4SYdWdGjJPXhXwIiJ7IixGYbyI3bWeWjNO2gatHjb4ojjqXhtJmiWqnhoYmgiTIglJGZTqnbHDogJP3iJMIbbeoYjtYjLhXhnlmiWWYh0FIjXvXgCaGZNgWjuzIgKtHkDLYiCBGjvQIjgsJgNX2kJ6YdRK5Zx0IkRapkCSokXTGkRHZkRN5kCOpjyXZkBu5jRCJezBZkAVIkQj/+Y4uyZAEGWMYOWIdSYwrCIMhWZHVSJI82ZE+iZI0KZGvSIjvZoDEFpIbKI9MVoLi6HMAeW5sWIEJWYa16INrh4PveJFq9gSXp4AQp31Nh5FZmIvRuIkIqILABg9CNRDlNngu52NUN2VUp36A2Xqep3t+uXffJmKCKXOKuXLuFmiICXOK6W5PJm6NuZhUx4OOWXTHt2+DGZmUCXO6526i+Zn1dmWGWZlBRpmD+Wr7tnWtWW+ViZi5Rnyh+Zka+JmD9wZe0AL20gJnEIX3Qmm1OZqVSXyc+WOoSZq0qZezWZpUx5f5BnN8iYKBNpo5R53iFnWV13rTGZkltp1MdmfC/yZu9Sdmi/lq3AmDzmmY3Bl3jwmbnsmexulj9Zea7lZ/7zlqXOedVTmavHaftIlxsTl04FmfXtaYg+edzolzmJln2+l4Dap7smmZUWdoledu82eZK1ef5BmflhmbW3ablfma2lZuvRag3qd72jmg+Nln+dmefFl/xhmY+wmf+MeD1imdqmmjmqmcNxZ6FLqcstmaOPecQ6p+fBlt9umZAxqaFgqir5mdf9meekmbQTejiFmlhCluRipxMNp6ppmkXCihIXqgnomfFnpwH4piORp1Ltqdjjmd6Nmh7hZqQoae3bmklemmOAenm/eldKpm5ImnTsqjfDqnuoeiiMqmgv96p7JZqB56qO/JpS/anX5pp0W3qHoqpdTpp4o6qZdqon06qZv6o/M5qXEKqFdWp6JKqDsaqacagJzKdRb6qFCWnlcKoi6noQo6nok6osvJpOC5qdq5qyZqn6bWa322owlamM/plwjamFd6nJymD7A0EG3gl6GajEi6cJ3qrXCInlWagOr3pBsKnVeYqawGZBXnbNFodChYpPF6qsjYcH06gH7oc28qmDR5oQfKg0SKpb/YivMZsIAomLfmZm3ABBJwLcBZUMI5sD43q172gBObpddosel3mqvHZghKkxCamvCajlbGmvT6aTf4pDVWh9kIma/ooviqmO7Kj3ypgjD/aqD1xpbmx4K1mX7iaZ92JrMDuKdSyqqFZ5g/N7IcaqpMy5/SmYz+ZnQfS3VA9qC3yacS6G8f2LEuF4BKy5qcuLUfO5saq6AlqrN7JppZF3jbOa8wOJraWq5Xy6imCrXp6q3lCq96+Z3FKnbExrYJ6Z5rF6+KyK+F+4WmipWLCbBWGrBZioOKWYIWa31XybZvq5o2263hOYA/qrVmqoemCZKcm5O3iZ+3GXKH27JdS7gM+opZ63mnu44G23CrG67XCLWwW6uyO6M+GJiV2Lp96KK5C6xj6LpjCqGsG3TB27qY26HFu7y+m7y3+7pOSrypK200uqva+Wsh12w2a6Zb/8ux+fhiRwuHaSud3Ytu9Ua+9DqOa6uneqesrzmQ43uZ7rm5rMqqMkdm+mAZAqEOdOt4cMq81LqrBhyeQZupyWq0ulub8wtwKXaHtXm0WOqx3wmvMPekyomfVvqiU+q1ctqiAau2FLypA0rCrwqlMKu098ACHfKwfENpD6ypuou1HvyyjymvcAq2YYqrjiqn2Mmq6ouoJvtiInug9xao5kmctvm+9mukzPmlhLqafKi06IuuqOm3wxm0I4t/zhuj0ynAUfqoyuueHOeo9trETQut4MmxKgiZTapm7xnFykm0aguge1l/HNyeReu1KIq/a5qc/NqleUzI32nCU2q1Pv+qmXycj197mnIsdn+Zv4F6nQosrhJasNM6rK9Kpm9rpj5bsS6bt1MKxB38xB+7tjcLxFeanrb5rArcvn7ayIjKnOMXy5Cao3OLx4HKxqvKs7icwh9qoUDKwXGbo9s6qKjKyVlMycYstMgcuZA5qpMMvs1bzH95zJaZzD+cyaV6oZabzdC8zdKsx4tawsMsxDzssYvLxGSKsZ8rtOvLzpnLwchcxK6Kw2BbwKU8uzV2vXosz14Iz9Z5wQcqo/PyvwAKpGWbs0yqsiIqybrMzowJewJ8ZYprvOt2md+bmpeGnWRMpCZ7u29KsL0rgnp7jfOKwfWnnS4NbRnNudtZuIP/6rj64DBTsGgwPGksULeVu71y/LT2GqIdur2jyL592rtofNLO+5nHybjuDM5tCLMzO7MqOnT7LKSMm7TmG81d/IsYncgxDaCOi8lELbjfyru/GK0li9as/HMeLbQtLc9GiowD3a0xerdnbGXSLMRS7bfh+8QgK6J5m5P7GHpaDNGibLEoTI7ju3UkLa+JjcKMibwuG8Zui9cZ29ShGtMOTbTquc/NKaUcSrQODaR3DLBfSJS866HfW9lXp7h+/bxaF9CurI5qqMBBi83w2Npjar88XMZh2coj/bu+PdpmPKp768gXnWvGbbzIbctmXdvEndLmC917LN0YG3Re29zH/3nd0Cuh2i3czH2zeD2m4f3BCFuiRZqNwXuk6C2IQd2irMtng0zWtJvX7IvYZAm0sBm/TXvH9Ox53JvXqB3O9GdkCf0P/xebFw3LT72lEl7YOKyuV8y91Qyfb4y3tEylrgzXyDvdHerNri3OptrYnvfSRquZOmyrPlzTgemvWcy07MACXBAAO30vU8IECOuhkPzDY2ypKxzUqLrOQd7eRNyprsvEbKy6gMnLkJycuizJpYmQav3VIa3eIDy7Id2dklvNeirGQi21Yz7mrKzSeFrWTM3k5Czglf3ahKzZotykQBzFOhe6eNyZzlmCbq6hICzF2U3iHFys5IzlIw3LXf9swScMmW765vw53Ht5pK7c48Sp51kd0CtK4c9K07Md1B+t6Yl+wxRdxEQ+xS6e4Yv81SK90jv8pbU4yM7qyadMuPAcpvNL3zoHt/086wPN3bbeuHVtxHQ96UQMrmVX1hgM32e66y7e68cusMlO6rou681u7N+J7M0p7cMO7SHs7JA93ZpKzkeO6Gy7sXVd3q76gcJK6JnctC8IziA76f8azUDavb8cYpLpv//QBnOui+jd5Uld0oQK2eMK7CTK6knro/VqsUl9ydvd3iwu8CY91AE/yI/M4srMqNqor2F91X5NmK5pnE/AAl5QAjluLlmgASxwutXIuED9snabuKT/fbfKjLgYn9vdq+vce8jprLJDqt8T62xbemlS/upC/XMiParOjeYaLfOZ/Ok+zepWnNztq9bCHrfkG/Iv+rcLTdeh+s7mC67mDPKtGPLCTslE/+gdbb8hm4HTTIWa/PNGTOVgGNrqy/Va3MZ7HdZEX6semdLeHewlG99AP9eKW9qAy4JMnLk9C8dB+tkP/eGrTdU8G8aO7fddmbkdjZB3PpsirNdVbHIQLbofnd74l+atndm1Ltqz+9unL+mdj/O+zvrHjaZmDPtZL/un/7xO/vojHfudv/sATbt5O/BcXq+rX9/YreVIO/iktryoT/g2PcMEi8H4nfXpy+hXSNOZ/z7tutvYvRrzWI2d5Mpi1yoQoJDSf+zT7Bu6ocvVVx94PN/3xC73q83r4j3HZTeixT7iiQwQ7PQJFIhvoD6D8BDqU2gF4QyF8Gbge5LwoEKBDgVKxAfxoUGDBBd2VNgxIcSJCCseZPekZcGBK1sadPhGwoZ+OXXu5Nkz5wYJLEq6ZLnQYUijFz8upUhypL6jE1OClMqRIVOUJ01+zJoyYlGkGa9KLLmw7FeKIkWGPZiWKMymLitWlNq0KleTd0HOpcpxIl20dT2ChMpwcMyXC2eO9FhycFa+hx07pmrXsuDJDyM+zruZMMbCG1W+5Pt0a1PNXrOansr5L2qLSNGaVv8atbNiswc14hZZNi5qgistHm2btDJm1pM5y12L2yLcyJ0bpw58u+/oookJh5UL+ypxp7NJopwt9itxtHwjk8VaGTvMmYDxtra6XbHw4nkvKx9PmfHx2EbCDy7cQIOPubbUs4uyw27r7artXOsLua8ys44rA8dKDq/UbqtQMwz/8+hB30DUr8O7PnTqQgeVKnHFulAMT0MYVwyRxA1P7E8wAPXiEazc/LMRRr9UFDEzv/RrjEe98sMNPQ0zbAjC6crajTCHwCvMSn00E0ifdv4Rs0sDiSJrNSXP3HG8NPGiK8Ih6QNRPOdYUi++xPDMbi7t5CuyKvKqNMyzrq47sCD/+QLkcrPzCqPpKpimFK1E9ohE6B4WNMjAJ059asELd5aqUM763uKTz5g8VCku0mAz1a3nNHQoPTZf66600wKtlU0F/RxrqvViNKm0+ELqdcFCp4sVqVmpjNPY7RIlz7AZF2MLo1e31HYmW39L1dHimhVyxFVXFdZO0vRsFbu90j31UULX7A7QMytVbdTw6hLOV9CyzI7GQkd7d06A6zUxKd/W2/bXJGnkbUBtuWwWUW8XjPhINLsryl84pwUQ0n/Vwq9Zk</text:p>
      <text:p text:style-name="Standard">r9bVVrLFFQ2UIP7G1RD0R7dC0uTS/5KLH/Ne3liWSHMbTe1IC3NX1rfKozoVAcub2OhUUN6qLR0O7pp/6V9DnrioS9mVWqki9V4aZGwdlprVHHe9s6VwJYa27HFPTnsqdke2CJGo6T6t1PzTHqxrvdly1+3uZ1ZwQTx9pDl3IKm+E0TMQN23QmPK+kofDrSpwcx/+nSxhcBc8hueNT76gmGFEKo2L1vfdTmb+F+euVcZ/6IcAI5YtxV+9iCz+dGh7I2NOO6qq+106idU1ij070P2oX0uceKAKDodPqcDJjhnq0f5HnK2Ij3+00mO7ZqXNt15NHv4q42+bMgn1JcpqIk/ZZV+K31UUnvfnPcYsl/nRHbPMlEOMAyH3uERKVxzSx8nHnZ8PLlGQTtpnc+gxN+2DSoqfyncYODU/9ucoew9BXORVITzYPYdzM7DQ4upGLSix6jJgzpK1cZUuCfDEgdjFUQf5CJXYooSJTrUGpaJXIbaD50xA61pz2vSZVq9AO+/D1FSwU53wXVhKYM9vBFFCQeiJojndMci3gNCh8FNVhAejlsWDqaz1a22MPIDZGLl+nYid44xjje0DevOdcOA9RBNLpMPHwsnh/N6J5ACmuBPWIj3bCyR2TNKHcyxOAO4xUjFNonKkgE2vq05klmaQtW8KMIRCjShjCNaYD9Ap7p8AEPbtWLZaZczebud6Qz8pFOHwsO/aK2LpG5RTu6BNSO9PiyXeExiZ4x3lm05TYoEWdS4KKTvZT/A4+OuCMCJaBep44gASY8UX+VuR0PNaY3r+nvmL+c2wiLWEyPFFGDV0wS4lQkqDDGMYiIydoR6SVDXH0LaTqCYoNWebzxmawsOtuNNN/1qmPtrUCi7GIU6Tgfg9kQQkAUWKvOWTZ+4okogJtaEKt0PyamLGo5i1/BZDidWREwWNZ8ypRoZavFjKp85SJML5PSrOHALKJrVF1BeeWyNWHMgSj1Y0pvJdJRWidR0YnOLMcnxw9FqjjOZJ1Nf+qoIcK0fU97W8gUep90oiqmXoXmIZm2PYUKSlLzmqBX7eM6kPVOrqGh61nt6j6u5TWunOTnjNq6RbwacbB200hfvWpX/4Uh8bGMBR5Dl0cu2ZntmF8UoyMviayr6k5AljEeGOnTIA4NS3BIAVPmuqSnhG0FAW6AwBrSYYZ53Da3u01HOnZrBuBCAAIIYAc+UGezw3htMbsj2l4ZRM4IZdU0VP2jBXkTrvZNFqhGU6xYVvixhtlrhvub3RqXMgMWSOAI3fTJD64Xq7WgLFFAgtJC/2VfuAEHrfW7Lu4AG5xiEfBkk2xTm1gJNZQBVppAotS/OAYuaOXNbrWiKYE6GUr7umq5ExWtTxG14QiLFMAIUqcat3pd0VwJsMyb5l1pkzsSKxNJMSRttMaJnO7RMClBu6sA9fa396D4v6byqLEI9GMgqf9Pxzga5B5jK8caFgx0MENMnXYnG2eR60E4gnEhy6imshkNKWwx8nS/C5bk/beVUz4UxIKWYSuHkKR0KmEIRRsg2/Q3sG7rKciu/C88MyXJU+PzRJuzu+ZwqXiHJrSJ6/xnHvssz2QmoZ/N2uH8BPTDK4nm2laMSZMpLtRoLrECDQeYQr3JV6XGobgYyKjKtXZMCeThDCJQ2zXgVre+NcNtddtr36ZDDLmFQAS4AEUlipeFLsS0cn18zgQpr5fwtCFWm1lG8xHVUkHt6ghhctgBN9CJMMVHOzJ1APbuBAwmCFVi8PVCavHLUckr6n4mnEKNwcuvlZ7zHJeUTFki8X//5UWrUkSc74vR05z54yhQ+9hCDybtJJXqmX23l0GoFjaietL3ggtpXQpjdElFstvi3AWr1oX0qcxBNWg8e9IaKau8uqKQS1eEtsWBFt4n/KTJVXZD2QEobaKseAMBhrcAW/KFS3+W8DDaxiruC6or5w5wVHZjY6bI2ty7rjPZ2rOgJrTb05ysM0WdcSNv/Jlrn6CLdabYr39okz+7GFDVHLiiy3Pu3C662y82zW5zTzJxO6vf8T5BvR9sSuCOlWT3LfcYZnKrApaNWOWX8+hkF+Iht2RNG/dcH1E8dsc7jUNQ6dq3lUYhM9BHBAiQDghwIACzp33tbV97CxBgHsXW/0cb8GGFUXJc4tBeXcJjbbnKwbItqDXsdHGHvl3ed4R1/Tt2ZZbFMTKImdnGsZwu2hFMDQAn6W6BGIQioPhex40piXSLhYxCJdfpwV906gdHDJv6gzxkINXTg1Waxa+itChSHwkCF2dLq1ASi6p7kkGzu+War29Ts2CKNucoKmljOdSYMTjTrzcDkj6TGaJzsehijMsTkRzLMprioAEqsCwrngyJmeUJqUHTGUaDwRG7P/4rOEbDtBecKIE7mJubEFohGA0suUobMzujKBvZsulzPkHDHxy6mTRDwvg6tNsJoQ2rQakZODiDHAezmhUTtI2IJ4dhQkijryTqs91hj/9CM8M4a45NAkBGY8MyNLgkjLQ49LvKm6xrGbQ7A6v60DPvsjRRazaBUcOH2jTNWr4PpLIOZCnMU7+Duid6+rwJIyMDGjlRoZZTSiXNQTbvwiYEiIA1kIASGIR0y4nMoQcaoATYMwEyacRNo7SScbvKKa42YIeSUEFjeqRkqadk6sWs4i/6Q8StiZrgiyyCWaOTQqIUszSdQohO8AcIaIFugoIA6AImmBqToyhmIqwyKTIoGiqNs7CiG8TmGiSk+kV7OrpwIxBhYheW0w4QUrhjii3rezgD8yDV8SFHckDjgRKPUsRjEaCo+SsB5CmoAz1G8SHpahSkIQ6HcpeDE0L/z8soanGNJpORNKJEh+TGq/MY1IK88kAbe2uwj0G6oUM80OmWd1kkkVQ20XMchoQ6bUu9ZERGidM4bWsh4Rk5QQHIRCu6h/SkxSu8hEtKEBQZtOPJAVm5qQOmIUs6kyxIrSq+G+IZRKRKX7LKiEvHszoynnRJBESVQFursJxK6nqoU7vKuLG8xJky6pMurIwzl6MNwIsYgBqni/RJ7ZOQJjnBmLMOj1GifFmjL/HEzSGcyrg1CIiezIlMyZzMfviHnGgBCZgHBFA+ifs3IqwoMoyIAlCBBqiABHgBhKAAFTgBD3iAHxlBu6uYiDISTNM3kiS8PqwzKkTBEBnMNiqt/255zYrAhzZgASvwBHTzCShoAQhgAaE4oXOhwSArRpDbywWaSf4RQ95hjVCKTWpyq867ogdCE3DRkihDpEO6Tq17uXukMSyim/3xnoM0i8AkJBPsPvQkK1kSJId5J/ZpqufiTkv8IC+bDUhUM6vTr77xLAn8zoQUOvy7JmxLCYeLnaqyR4Z5zQllpIwkqFPzDgcMKLKimWH80PhEJPnUMgsiJJf0jhIRy++SK2yTPjvSR+P4zc6LqlzCzjRCz9EzKaCbOe7DH1R7lvZouTkyKpskJiO1UP6ELg31oyIlIxQFrSSFwqaKJCoVQ1XLUjyiEOzLRCRpx0YioPBpOVCjM/8RvTeWEpvhS9CvijsRWozLyRx1qKwt8Qh9QIA14AB7sMxUrExV7IcNqIJ0QADga4PevBc3eaClEIgZKIAhaIAJOM04wAcKiAHWfIABQxzJOVGY5E/Iq00nKbLWSUTwCQxV/cxRXRiy69AZcIkeIAYrGIAAaAEa2AAaiAYN6AIWCCc6dCOjw7JIjEnCk5Ips0gi0cQ/EUYzUp5fUjkEdJLqqKnDkEhuFBoRU7kPHTrz+qL986+JAx5Hgk//YKUIhTeMpERxg6Q+AkOm1LOcKch9osO6WdaAw6AMAQ+cu5OU884IZMp6e49+zNd9bZrR+jnjITuN/CE1vEiji8Zjqi///4FJilNAdFFLRLPDDpyNuhFTxaMOdTWreR3IgoWdvVRGQsEXhanFepO3A1rE2LQ2i8wooDwg6YA7hknWwRMkTWw69njV9rQQBGLWnYu8JhzakPXZe6XSaRFa51rasGpalaLXqGVGddwg7mzGUXNGh02zk8tY3eEo7yghYixPCLtDtUKI3+sSxWyfGUKAdNCAfdCJybzbu80AH5gHE4CDgfAW4UMdEDO+AhgASs2DBZiITG2A1lxAmuEz1ZNLNVokItzZICXMBHpHA0RbSks0UjErFXmCJwAFJqiBGliBFTBdJgiV0RM8IJObDlQ/jOtMAMVEIGS/iGO2Ho3L6AtP/5obz+FRtNFKqQzSXS/VwK1zTxj6DHacoTXDMBJ8wus0TGsjqbfbTlczXppMrTrZthfLojVtJFKbnyZqlHK9O6XoszuqmCYKxlv6rGWktmZMFkYCzfEi0m7ts+1CHZsayaSE2jRRJBTlD+ZbDsN5se5N3xCpDuSINB0jTPegogKDuMuVM39DKun10Zt12A3dPKer0s+TOToSYA8mORDGVw7G0unlPOq9phSO0hKuzwGOt+NdUgvpSHVtRy0cYWbclXvrqcgtNMG7oQg0Ei0BN49jF+L0xDZ4wYGRWw0QBrvFWyoWkwPYWxPQAoQAGlKCNmzluqCRVEpNgMTVh0zdVP9iwcD79FKlczyvKkQsVJ1TDT582ydL+dhm2lyBO58uIR2JIJ0fSrp6BEMsW9mRBUg3JsGdw6qfdNaFQpAsnEe1s49qjTKMjamYa0hHllynANf3EVf6XF6Hude4rFBjXVcpA9mU9Lyx3cG1uVpW3WBL6TdM7tGTlS5sxdbi4eKTQ5+T+yeZNGB6JT2v2FlVKVsnYc+WxGO7k66zw80GtDNIfj9Am7DI+tme9VQteyt93WCNqkkj0angBDpm5eS92oregMucnVwxNVrxyiHnutpsBtkUVN5l5llnYlpkclqS8yfH45woxGZ37ecoked8ntp9hq6hMuhlfKQnLC95E9r/EcoedFHjSAOjg9Ee52gSoaxAqKIl0sEcMVGHA45ABDADDqCBKa5ivL1ivgW+rwQZfdPJSFyJwqVUEkhcfBiDINjULVQqyU1k/Lq0pGU7BbvRNWzBhvXNJ6rCs00rglC+kKCZpJ6/ika5oZRdIM7C/UMd7/VQhewRlAzBNb7ZX6yknjXASRQ07QXQTm1P09pPa62nhkkq+9pIL8tR0MzKPCVorzPqMVPPAEVC5qmRMPTqKsOysW0X9Es9t3SxvYPYSSpJHt7eniwgpdajWRpSAebSTx5m/e27tPxHIxTnADZs52VhSTzgRiTsE+sfBjatMDKhRa3fCd5HZprDCy7M/7yW3oYcQkNya9Xe6yjkqQ6eYBNu4eLGPxXW6+T+0aUD7uPuvucmbmULYNDDXKSlqXx1Q672sCp7VfvrlXTyRirrOARiwLaLM4aoHFB4WwPzipOO4pVm6cm84nToW6i4kMCtDUKUGjGegDp4gXd4gjNuTX1IG5o1q2f+7Pz9tygV2bNgVJmkLOEFNwRzXmc+MYQq5qDdkKxtvkWMJdv9Z6Zhm2MFnsbqZZ27oKzbYwIllpjG2JvbsJIxG3lyvACqX499sXlMWBXCD7qGVQgSpmGOSogBpIICxiVKZBI9q77hmwyl2sK0JnyqNahBnk6W5Ayk0GzFcVflLxPXt14ySf9Pc9cY70qVzMkBW0HBdtpPhU7O/r4fNkiqc9BG68EbnCnCa6jqu96/hiFWsrvAY1M2I7VrVpWSrEioJCUGBPTHE6rMojqNAUg/B0c282VKl3KLO3OiLDlNR/KZ5rcpy3GEtTpRx64ftE1Qj7BGTGKeE+9zljmGtCoc1dDsTjBo8cdzeZ2IKK6UEOlPrBg+egIopgHpqUz7vluXzmK2XVsswzuDSPCOYL1X6pIuCfCcTs3VbE14eId3YAddBD6DeIKPFOpLrGFhldgCLh/rJuo+OTMeTOg0RevtszS+u264fGyCe+Tv3hNi1+B8QmBxyt205fFuFk8IT6hxvUsjXd//UE2pyv3LFwdAha/r1aDLzCtTvR5gMkTLhAp0o9bzwErJ2R3BQkofTWu4NX7Kqgsz1xatLepdgkunN4euWx/o+d1PEs62RwXbl2VfVudDPL1NFNJkmryl1P7g/yBHxxVQ48UVUI0WilFk9Hxm8DhTrGOinFvhDPZtfR0tm1xSLYUkh2YRN5/zl6ruGUZ72yb7KTX7pR+StO/5KmJ66N4+v/xScdJIz2znIf/kcM3YQhvvNTfJFp3j+YI/M+/cWGQ9+O5RUzL2dEjp+l72zNHbl34lzhpcjS6IynkH1gsd4wpwMma9A3fNaWdb4/qSaG1wBqdXqf+sveZtd97EVoW7/3J+t3rFU/aJwMai6A8UFN1e8X5kkaSMba377YoNODkCsPDuqKBPZsmuv2JqKaxRFwyM2ntyGQcP67kmz6KpcenTaHH+59u3vwKZ+u718Dq3+Y/VZhcG45KSR6gurJ2k7ZLRT2mt6FYBiBnw9MGbge8JPoMKDzJEiFAfPogIBUIUSHEgRooJC2KEqI/dR48RR3rsyJEgyowqUUY0KTIkyJghreijSTOiTJA4Kw5suFPmyIUEhfp8SLLnxaRIe7KkSBNpwqgWTzK1WfNqxo1Tm2p1WZTdE7A6LW68yvAi1pRqu6qFqtAlyKcw267dylHp0JNRRZK12xatV4MSg1LFW/926Uy6K11CHcwTr160ZeMqzlt5L8PHizVKpkiZsWXQmI3aNWxwoujBgOsSZlnxbFCSPgc7zAy2aES5smGG7S2298+QwXVKzGn2eFmte5kCfatWLjt8A9u0+2ddXUeSN/UZRGBGg7B+4q2TL2/+/AEf80zAMdhQrEe5cgfqRJhQXwokOc5cIXODmhADNDABCQt8RIEKJ3jwwAwuoFDCPmRMUEYYcLQhGG61aZihVB0utFVUG6JmmWwgYnhiVh+OFNZHDxH34lzEDQTdXC3lRRaJL8nU0VOdhfieiy+RVN97V21nXEwiwvYaXz8KKeRpmWXWEXGxfajSVFlKtZRzTMH/9RppNpboloceZkebT2+pedddu7WpZnIabdjikmU2qSJnsWnml25rPZdWYWXC+ZpzmGHIF2LBHXSbSL4VR+hyLx0JaIsw7macm66NySRIgZnZV6KQoninSVmyqaKohlpZ0KegnakdXfKJCtp8x6W4pZZ5Mhknq7reNueQlT65k5ikaoonZo1OKRxPu8Y4F1OCehqlR78KumWT2SZ7GIhGpXqitEOxpaehboWK5J1migvirqNim9yzVSKb1LjttvauRvGme+W6etnbbJyfBoznSrgiVlivyhH8LXO+AeftbjiJaK1D8M22aHEuGlVxpUqyCBSdLVJHnj6JbcdRQgjM/6MBDeL1cx7MMKc3DwJaQHQThiwSCybGCoGAwRZBb3EFDcI0YcCACSwAEgUxKHiBCiUETcYWLZxB4AK56Ysuuq5qmhaSQWptVcOLVhwkY2SRthmtzB6WElGIEsomV+DyPFGHzZ56Ek0gR7salfrOiBLZKP12uMMC80u3p8Mq+9DJ1V6FaW1drplvrV7TZ6TgJTm+4uGPryjxtXmO6FLhXqUla7SQzg1n3KqiOSdVrrHO+ZGQ/9Xadkum3ZVg/uZ91kqZ35iwqZirZZzxR8Vn+MNAjl13xEJqSLH00c9uZenCozpamnYOj6PqsmlsNvoh21ZbvIlvXFaPg3+2WpLYV/9+qrqDaz2415QZv3mSYGMiDrGvcAYkHNgk1TH7oU9JIWndAfVHJ93Rx2O/4dADFXi73GUGOhaM3pw6pUEEStBaYPsgA9E2Qv6dcH9+qkplNudCGO5MRq4RDeDmNqzL7S1VPhSgcvDWLPgQSXKY+stSIqKP6linDa1jlUeeAA8EpIMSZ3BZzLJInvSswQRasE8CWXgSoBREHy7AANWkwAACSMAcJWgBHCegNIE0rQEeAIMDJlQLEaAhB0FbkA1Q0YaSEbCQH9OXVWIDLHpBKWDtItOhJMYoSz3LRol8FpYCxb5g1ep2Abye2D53tvoFiXIcshv3Pie697GvSs+KX/L/3rScNXmOR7zxHZSgWLoyQUxJoIoljo7SF4V5qTK3iRKy9qWcfxnsT9lhZQO5hTzxXQmVkSQRuHI2yccUyThPZFbqJhdK7l3zVYjKZvmq2StdRvJ7+Xrb3pI3PmquamGasx2lWNg3aMXKmdzkIaiYyZnNmYsuwSLiOIOXLaBADFkQMyiz2DkcfpaIl7aZ4JDwNi94bQuVPAtmI90ZLuBVlEmRkd21lFkoLWkreHmypvi+xSuQyu6kMP2eTAdKU5gKUXESdejAeBWaao7Unv3yS/Uy+pWJYdRbv2LU6D4GQiAd8Tb4AMvIroMVl66TiizDohazODMv3kxu8orqQQQD/4AOnGACHxhBydihBgDIoAU0qMAc9dG0f+xjHzcAAjwE+Q4Y7KABFRCAArhDzl0K5Z6Eeem4kClGvZkGdZyDlT6RGMmpuk1ywbFKn0AGI+bUaHXHG6aynve7jZ4OcMCUJVEXMkpgqdJ5WWnoNNEkHKleUDX3zA7s1FWspJ7Wtp5TmJ1YhTdfTrYnrV2MEZkVtqoabpVLvdhzLdM7yExOtSw5JG4WOEFXgsyF4RycVUjZW+JRzy/Rep9SXMslMtUWiYrhboa49kodldaGgaPuaGvpuINVdohpkZZk8ClGWpYKeKDxX3dJGUR43tfBBu2S5C75W72FZqjAda6Dc1i7wP+8ly2B4jDC7jviupS4NFlBMXdLteIPK8vF4oIxdGUsYoD5FjKmo7CUTnfhgzWlMT+CZisd6Df+Iq7JpZQuRedySeKkN4OLPZRltYaPiPSAZNXq6UNmQMULXAGsYYVZBtRjAivAozUgjm+H0ioCDFQgCQpQgz7aEActWOFnZKhAHhZgEAT9YwtFCAFN2rBlfKz1ClJ4QD308Y42/C+GEUbksdKZKMEEUKD0NZ/FoKyo5+Hsswgk22ouRanMYdiWNbSe2RAKI4YWUlcxTarHbARAJuOu16AtrYV1feljgvicQd2oZBxIzNeWc5gBFbarPyrcbOKLXK0m4QudyVVkk3P/nQJ1IUo59hOdcUwmvXONCI03ZWU+qXWPHVg6cUVMZ1HzbzqOZ25TqipnozXXql3NfFT0Qeklxty9FiElhVosBhqRt56NqDIfatF2f83eOY1URRfHG6g+Sr876q/b0MlNiSeze//8m55sau1bz4tLHLWbyu2FU5PPe+XYRGnJc+ryd1rztgg+Nr4gSWBztZxhcFtngolLOlDO5oK9fKroOpbfQzJUJ2VcInnUARwExuUgKtPAK8x8ZvOMtT34oFGnq6ShQTsNkB+BBzza0AbCnqACdXjBO/QaA8N+4A+oiAM7ZjADKxRgCA0YhxJeIJ0r73J7i6xdTra+HeM5/akU/zytDLNbu0u2JNX0VikLU6kojY6Pbah1Hntt6XHvqtvXw+5cJr+m9Met93lLfmarjptPS1Nmuu+rrcPUHmRJVlLqTV1f6hVs2lvFzeBHvJelV1ysDWYa2/tMfucj5aVfGnnmMcY8QIs5QylTqlgwRG8/Jfnk2V93YmcbPmq4Tct9Byt8JSdKsqVkvfpYnlGTT8yuSdjvpZ5TmMzumMoB4s/l1EulBQ6qPZhjPJZyGRLGZE+svd+IgM5WeU0DhgwMeZJ3ZVbbdCCjfCC2UZk/Vdp5Lc9DmCALoaAtNdep8V4Lkpr1VRfGqM75GdP5JNnO9AkO4dC2hAmz0Q09FcrryP+QZPHLRAnfhiDT4t3DPXjZ6GmHV7XMeIwdevhAOqzZSByZm/HbQTRaEQDBlpnFDBSAgGDNR4xBglQACdjAO1DEE5TMnFVA36nBIKUQAa3eesmW/ikcsHna5znJNr2aMOkS+fHN8VSYZviTBLWNDHUWVVHd+jlemnTf8IiSIT2fAdINLMkPf2kY18FekQ0KY3UIko1J+LFUIsZWMcWg3BTVRVGGzYEP07GPZaEacokU7EjUI0HWrkjVuBHJIV3f19yOLE6iJw6XsQUTIDbUsi1TR+WN99wbMM2TSL2Ok2xY2YAQ1H3S1BEcujygS+3MvciJIl3MxgnLIeqe6EkjUTz/lDnZG7UtTEnxkno9lB92</text:p>
      <text:p text:style-name="Standard">XHTlIxTuVBOq1I+g4iPdGDreYzUClUGWC0KGHOMRZEAqokMq4lnJlEQKEEV61DF1Gyqy1rER2Lvho1EpoDnNnv1gz7WBofr4oPtxzflsRFb9gzrQBYTpw9ftg9hpoXWUXVkB0Nb5V3XR1QkkAQ7gU+ENSKCxnYJwgBosmnvow89cAWKhQkYClb+5WXUhDuk0FVc+zCTNVliGoem94qu0U0Smz6iV3v0RoCy9BI1hyS4tVzS9XwHCVkrdWyN51qEQCbtkX2MZU4z8ngz2Dxo2kzPiWuigFbpR3TlRiZJp1Jls3g0CmL7gWr8ln/jdoARR/5isSEmCJcwNHRUwHqFmFlcs6d5kGZy/bKYI0o8NriUnYmD7mZBGyl+1uQ5LNl7pQRS5kNsFjuUiDqZtDiCcbUXAIV3aKKc6zR+2pUb8POd3RQwC3lPkdBLn8I9COZfTTR0fWpl0TgrbSGcM7pgIWdKf7MR4FuYGCmYxYad6ehh5kpB5jiZ2Fgxt1iB6GubSIV8GRQ6JXdi2qEaI4RtkUVvlqOK4jeRkFB8G8YoSMdE/xNUtKYtX6WQW8uQWqZnNnOF5st5gbhkIyAAZIJY6FIoaDkgdGAg+NA0WLAgoEJK4TCViXQiFORay0Y03PYlwltfDvcg4PQ+4wVTGuFIzMf9ODiFjd7pXviwnwJQTagYVJoobeBXfuRljrW2ihc0YWnwo/GwPp4VoCDnmQHZNCH7ZPjqZkTpK7x3Y/eSLaJGfsMkbyO2MjEVfNgaXc0Re/YjabkkpsRDjMdZScPWSNNnXpmmpxLljlX4caWGMrPnprIlbxlSimoIcde3EPk1m9BVZh9nUjB2dqCLYie3apfRgsJzlNA5QBPrpwgGboRoqmkLZdPHlQZFf4WScvkHjgKLj692qJ5Yj9MQplkoqrdZp5xDRP7bSjx5rnA5kBRGrblGStD5rsjYqROpm+1QrP01K2omNY6admAYncNbXptzprn2JbnTLbCxnyw0URGD/lYTqw5z0yEZQESVg4ctoKHmk2XpYwdmtT6gJZUQIxIiWaGK5hj4kJdbMwMImyKNFBzws188clgK0gxV4xtYMZ2qs45saIbxmko8NHfmEKfV1ZvBtUmfNGsR5j/6BzD4d0f9pZ6+6JKRepq186o0xzsaK42yp2kTFJ4QpoYLm0EghaqdWG7uaa3HBIxE6SX8K2fZhC+7dz1Bpo75RHKfG4nSiCXf539Ex0iTa4+g4Rui8I3XN7J/gTA/B39vkD7W47chyxYiMRa9qrc6Op43wac8mxqvBIK9Z5viZE8JpVmQQHeKOpjPKypLKpXtxDoSpl/Fl4mVI7eO62578VpMC/0ZqtgmYhmrsxZvXNphzKGPeymfjUC7ziaCoOmmo4iI88Yvpgu73GZnVrmcjesXtCqjOCtUEjml4+SisqGnK9hZ1/Rd4ctTroQu0JaOQlkyXWQch4V9DzIAJpAPL/EOG8usByAPNcEGeKZa3ZFb99EQ1RMEWGKU6jETgwQMFBEFbJQDezcD72tEDLFobvENExMEAOADivUC8Tml4dY9fNOPzeiuPPtykOI8IoZynXdOR2pjqSRdwMFjO/g5Cjko8KW0nagy3TmKgFtIPZW7eaqy7iRi1hE3wkmnffgb0vOwCFa+jsCLS3SgtRZ6pNfDFpbDkoGsM5alPEUyhIqL6XP8T/xVpdp4cEoJmjuXIT3UU5vapuFLerCor2jZcV6akDFtxdFnrpmabY6FuBvOs62YwqRqY8B5HrYAbN3KfRy0oxN2q+RhX2RKfuMKkbDJPr+nq/T2x49hQqcXtxgJrEsfs+qks/XWxsbJmhB1yIFKbIlPrcBpyFUqjtjKvs5rWHcscH0+csDJjhV4xDrePpW4d++2QkzpqdV0S5+Xam7bKORJEdGCd9ObiXuDkPJCZ9u4rv/ZDepiBCQzE9CLXMJLER8wAAGzDGSyIVX4EPsQBo3XA1cwRPowB/MoRXM1A4A3aDtRdHMJNKl7bSUYj8bAUFI1YdYrtcSYu6+pGysL/cP2V1p0ypp1uVHVlGSVOK7NiMlTtLsmKIkxqMcf9LcRBGAKLlrLhI9J6jehZ8Cl3Xu2ULSTV8ZAprjgn4M0p5MzBZeVmZgRKpnxKU2lk3w4Nn9nyVijJ7H/20+Ei1SbxXNEW28XM7aZNdH35MLoqVK2unpJGV2dG8rGyJw31k4bd43wpbsUtX2ekCM/yIr9xn27dKIuFbfnA5eXaF0RTdTrPElPvGBnvJRODswUnJwo38W9qJfJQZugiqueBD4wdKaBcdYqpagTKF1XjqVST5VQfKlwoWT5rquv92q8F7fJEGUlDNG6uoucg3EHkmYSuL/UOBUJcLwfsA7+ahy97/2/NOPMmYeBYoMwTPEFS4uEIgMT61kT/XgFeGQg7EBoN3AAOsANz/MwWNAEQ1CG9Nq9h+p5KvkuN1Uns2EtP5YxWyuarnRtgz/WqAZuzIUyUMNU2VZ1YWmJyq9g/hWQhujIhw0oE/clAV6r7nTGJbWNAP6GqFqErkl+bWlbk8pMU7/NlJtQyVoZgLy9x3jd8BI61gXCTCFEPse0vwuPypWdK1+k7MQy8rvFLpbWtiZzvavUGU69I0SWwaDdtWN5FkWsfMmuZmkW47p9v7XUbM2c82+2PgfWXZaZ+zsqBTttCsoW9AjVCs6zSPXdNZeS+MKJyQkoIuSpG0t9ID5CNX/+ikbYli3c1mfR4wv24UdOLkO+Fj66emAixJq5UlQN57PYQ5j70VFF3gmpJ/BkXBMZsO47lVcHDPcyrto2EFTyBCVwCAZTALl+2dWwBB9AMwMID3wYYAuPDiF4BNifEDMTBHWDAGWyBHAmaPrjhCZwBwk7aVTnIGVSAEsCVpJk4YzG0Ip/Jr40lOLqPp4djUB5fOtujywqHhEdVb9E1IReRDZMLR4fKrnLt4I4Xm27s/9AUJ7cTI6alb+5X884uuoUyhz00eC/L6KCKu13PRy+oK3+S8V6l0ln4AA97upkW6LzzeCWwaypxafpiE0d0r1U1jQA2G5vTyR6wIrOfLTP/XcgIq8dV6b69WCdLeLgfyynpDzGiesMUJ0WbWA6FJVciYC/KW1t79Qv/7EsrEh++37Fv8ahjOErnu9FimQIhrw4z4gqy7pl4KaXsaPEksWXJYHxi1lZmUMhv/IB3vPNy4O6x98unOGeFunkLKATPygbeJXJGHGjuZoojsX5xLe49KVO0wzpYByj4ql6wAwKsgRvkKy9r4cv4chXMAwREQEWAsa6IewEgQQOkgV9ZAAEMAArsgRSUgGEtZRs0zQnsQQucgBpJgAT8wH7YA2ItXcP3PJXbpLBUzwIP4g82KwS11wlLYC55NecOKJ9ON248m7LHF2wd9ci7Y98Xnytt/5i+jUhyGm62NOBTv+6vZrIL72AgGyj+6Jza2B9eKrH95eXnCbuTRidP79c+BRzQzvCTiOe4M2qnBaLmte6ur0oCS2586oXOUP5iSiq58d9LbjGmlpba6uBl3HVEbxvodhiWzx9Jljy2H3ib1v6BBf8LU9ym6PZib9yTBf0gMrLL2jM1BrffD3sIAzVpgTxUBwfp3u1AErQLJ78qAwS8GfgGDtSH72BChOz0MXSYkOHChhOt6IPX8Am7jBAnXvRYkCBCkQonPow4UeLDihc1tuRoEuXLkjPxPRkJk2FFiSkxLrQZ8yHLmRpr1myZEWlRmxt3HjR4M+FKi1NVThWaU/9fRZ1ZYyr1arOgwJAgw864SPCsxjbt1v37p27p0ZMV9emLAMGNhAAthNHY5xfwX8F+/24hwmFeOgTwiM6seBKtxadl8aUI0mDfPmEtyGyRcsECuAoJFuCDR0EFlgk/UGwhY+/KmTP2BITRN4MjT5xcPVqdqrtjwosrzZo9mBS5UaREmSJvLBfi0qJOBVaXfJZ6cexjuU8OKV27b5FPScLEftZ4b7FOR47sHXk899zip0rtLVXrUP3Mv6IdyLQrstoLD7vdRJJOuv24Qkg93hxsMCUAI0KwPZLaS47Cn+IL67fjlOKvw8c8zNConpaTUCYDgRqxPw0pVEjDmPLr7aT/4bjKT7mmoGJQuOz8E8u4kNgLMDLr1EsPI6KQ3K4+qsprkkcmbZyyQ6GE2om8Ci/8kMTmTtpNRJw2gmzIsT7SUkCQ2EtvSfqKFK9Nl5pi6cQD7VSorI8aFNEn6OTSsLju/OuPOt8apNG3GTuEjEBDmzwLwz8ljY65SpMkkcND1eRRIvtoSvTG6xyl0tMCSaLyqh5tnLHN+x6lj0xUP3WV1UNfLXU+HnF11chRKXpQPOdefC6uBPkDT0g05csxuUa3MilB7qKFcULldmPoPV+3C9IshPTp4Q236iKzRITawEeLu+ZZNx031p3HXTHeXVdeeeedB4GikNTVwQlBhIcg/zVAQKGBNISZYIkwbBiigdFeeEIfCoI4wYMHLMthiyuuuIGEBdTQByw9tU1xqC4H9S5X77JkD6z4CrWTWzM7bIo4JhW11VOHADWTzeoaFUpEqcxzsGay0OtVTzZ5TlbAMlkkUcHGprPu5ial6tTX/HazlUGDHnIZOE/1PdNo7cz2GTiYqsY6TJK3KvFaD7vysOeR7VM6zaXLBtLILDPd1MLJRL775PNOjepWURHFEqoCf6qKT5Z/HDJVrfGESsSjFTcuv85D/VrBckN2NErSiz2KWYmmbBXUxVHa20loeYKZbCYLzxNWmWi3MMY+f+J6TZkFzfu/ZYPn3MG0V/xybv8t6d7WZehBQrZpLnWeTlprmx9SxWRLHnvTTLkCfUDlwf4+5PDfbFvZ0J2WPX2mh3c5btvzfn1D+GJeEz35kvZZU+uR384EB6c3AelHQWpZTGxVlbihbkFoWQsT3NKG/xWvW+yABzzuYgZ2JSYxHkxHYkaYDg+CEAIRqEe5fuW978gvULipyxMEUpE24KYmjMGHFfDBjjaA7CAbbAg78FHEHj6OZFWxFaJUxCuiPZFW/SpWjpLUExPpi2dnKlOgLne/7BUqWy7sInxmVjxkbbF0ZBTUk7LlRCcSZ37iaxBWyDdGv6nRi0+Dm2OEg6SbtSl/xQtOGC3EuxZ5pYvWcc//q9oYKJON6XSQbErcZoeSR9ppWtgLTs04witnOYlxVfKR2QaFRjuOTVRCs+KbFqkoqfXLTVZ7FY+wMslCOg+Tx/rQca6nn7ZRMnAb6h/33Je9ukmPa34cHxIdB0HsEVBmSHNkAvkWnvEgEHeaOiTUsPUoQCYya62Tpee09jhhwQ1D2aNQDBepMxDFKlS9wpWicNVLJ85JlvJ0FD0dZc9ZMjCfytwTFH3jT1kNdIlO4mQAxYmdreCnoOsUYDABRyrJHBCW12vZUzJZkimOaSZtHNk1qUMQfbQjXG/pnZMuMoOf/BAeWuACArRA08XMtKY55cJOuWAFgClQauccXa+8/yW8Vd7GW1VEjyHNqMtpPVBb7JwPmZhHrhXRrEcIedYgy4hKRQ41qu8JD7QqdSJdjlKRAhoq3iKDOgT9KUIwyV+uLrlR/6kqnq1C3tFYh7bqvYiFYqzqpb7SS7KaFbFQvd6+spMq3QAokHcVo0MZaag2qTJuv/xcPK/K1vetSFaPkaTc7uTVngFyf/GhXv/G+iStLsiK7gTpjqoY1LJaq07hYd/91kNZCNWVmscEY1+t0ij9CXNfaRpmhYSWFJIE7VfJnKvqCmk/RZLOfZoFU+ymGt3krrGSdcQl4mhbLZkwMaQs4iKTsALAlUWEPHLtblAQBzrUSXVH8f2ULen7Wv/7JgW/udFvHQfbTf8uTz/K6yXjqgc4d/JyvudFnOcGGjl4yrebpnIV5JIHWsvqLY5pPctF1tKWtyTwhQORSEOKWBcX/9DFdWkDxGriYviORCdeS5lqXeLbQlUKUi/McW/Vp1zistZ44BMZABWXyuIu2SDr2Uqv1CZFrD4nahx5G3at+tig4rifSNxJR+U7oPdI9MmnjaOQtMnOOyZYRouCcwCNjNvJHZRknPrmeBeZUDrFNUb8ASRiDzlNUnIRhstqsJ/xKqVgglWAYC1VagE3HZf4abTMg0otnwjHKFMlWhg8knu4FUbwHCnIPjJlhV6Z4ah2rZRrJp4mywtLBc//jdMQzZZGEakk954PxaKMrHCpJNtL14lS6Cusi7aJPTMWibFCaq9lpYnqveq2j32rHZLoO8fxWbGa10UTk/9H7SfDKdKoLG36qq1XVKObo+omLbuX9LMmI03VXjnykRtrtzSfOcVLbjKnlVXptfLN3Fmc1czwpO3jYRLiUPOJVoXEFnGJ0kq8KSLEYmIRMgURh0Q8dZTrvapX1YhDKcZi8AAk4hE5VZOZHRUpA52rzm66uxnHln4h1PDhmnlk1/Vrd0xetW1VM5Ca61sWLxsqzH6v0l25pJs5tU9gvRuZMwevHp3m7ETL8dtPl1RiQQpMVvb7hXAun1pVu0h+4Rnf/za6tWYtt9DYWtKweSbo6uDTO2YPt9znQdmW2LlRGiGxmzkm6YPzXlXnMquszrRmlndedbgHPU8ECpLk+M1kWJsSRMNLdStl2c4F2Xu5i2Z41a+5eW9j+NtQxayYfyW2hz9psLSN3ntzU3P09pe0CmSu0ztcyVCGt4VQEuSxF6w7AeOcJ1M+vaUh2Xzj48/5VeFX2oH5wJp3j/eGpb19q3Q21sGR9qYC3dXw2rZaXQ5x1gYx8dIqEhJb/B91OdnnETIQHp7LpzRIg3aIMeCBh3hIH37INFJugWyp1uTuN4yjWkQN3kjKeLZrV+RMvKrvo9zqtpqu2MzpQO6L6KwpZv9GR/Fm7WX0qKNwbtqeCaOOS3IyKeoaB7uiCKKgynBs5NL2q5iy6eGeLZKqLGnu7N4iMFl8b/VuCUaazQQnxwLd7Wz66YmY76rgzEDSKVoAi7Sw77UQxbfOL8Koi+luJ/XWTiwOLoYM54Vm60E4yteyij48hf0OzAEbbvMwimuqD8EUqwvLB+1iRgVbz7S0aNogJPMmCjKWY5VQBH5gThB/bQoJUU0YagdHKji+sPg8yqng6qPsrE5ahtCcg7A8qj8oo7WwAkeYUBVBRdc+6czWbwXZMK+iaHX0KRbjjIxo8f1M7hYF6jfccMj8LaFeKwPJzd5eSxPpENS6zH1uLC7/COutKKXsWMS1NE/9DifILunn1KIdKCj/YgQCFYUgaKyPSut1fsdHDs6bvO3AgszQkMz1Si2fsGvuqA3Rak5HrjBVNE0Xv63PYkl/NCfiCo2vZI3JcEVv0pDoAI+Y3MrO9mo/qpHVWFDf9k8bGwofwwjs+rF5Qi0J127YNoyzjI3s/ERBjq6MXK7MKCrt9vESj5G4CuxXqmzImm6riIWq4EzXTi6T/o6ktC3aUiv4EC4kUcQOIxDpUu5ToINLIO/x+s0PDUwjGS3cplDc6NHPJk8G23DYzm4Ez0kOM+fq0MhowKi6Akfoigu8UBEhmzHnhjLJsg/XwMl5NC1G2G9o/0YPryqEapoM+mzufPZyQcyJ8SDrCvdxMNNL7gyzthDTHxXzs7qtMG+NJh/MBZtnwKqIhXKPgcwvoXImE0kGAkvnSrCNI7HmguYvxCTHpNrBHSooflZw4ljMmkBK12QnOhiMfiyp73QTq7LFwmjvK7UQkebSrxwOGWvH3JbuotJM9CavMR4q9qLmJ66GG8HmLLfDRVytNufinwhs/AALzQhn1rYQxbwoj9imoBhzI7ezSTwxdYxFDtuOCccroVrxKqISO61nFLEIG91SZRRN9I7wEqVkM4GOINlN61zyZTLPDJ9zH1txGS9qX67zOqYnMqQP4VJt1EquCdXnfZDNNP9HiuqCcH6WkLZcCfGKKVQqdD9hDok8BxBvR8+SzkDJq/bCjrP6hCYyJPSAa1MgbUWMDjTPLfAYi5yQlDL6Db1ECyXj8MaIye7aTSgR0Xu+bN42tB3/7bSwNL6AktkkskqxMhkdTEiLEQWtjp9+K+DuTWluaRDFRz8NKEMbUhG1DFiAzRqbLUGEBjtQyi3UIRh1cnRCT0OJ0xohCBLbbLlWC0o48eVEECvb0zLfihHdbtXQCJoGD4MAtCBXilEhLCCBZ6u0a0cFLkY3wsJK0VJ0pOQ2D6KiTz+uBKAaqCZnxmTEkBwljGy2rnRaMjCJcJni8CrdC1nPsyJtBra6xyX/5XJLT83qinFABRTFIG0SU44p54fe3g0shS3OXpE7/bGbqswvaXO2WlSzblRw5OiY8nDCKM8U9ajz4vMko9EGZVTJqCXncI+PbIezvgpmoM0dJ9JfVorW9LREVYTxskzfGDJRX+n6RDJ44A8zC4lROGV08qcFm3BjQXTXKnYuyQU+RQwVjXLwRFYwS7bUTlZbgS3qSDaaREXWjov+zPIuk0gpcZZlxs4JxSph4ecovU7SGE62cKsHk1ZBtuq11qIT3AIUOK3Vegfs6MtzgM9muS+9Jq4afxUtQfVlRJUx+W0DMe22QtFQl42KiGWXxMSZfm5NZc4CLZJqoQ9hkdTn/95U7ioN0T5NpMDQyepHlFrxWlq0y4BwWboEJemM3I6QT9vqD+/TYy8yW9HG5yqM+EKWn5QWy8hHWY2T626iRYfPx4zRVyS2KWeUR6dty+Tnx9CMIUMtOeO1bcnTeoBF+pAPq1YxVAmFc8Vs1lYGlyjwDPOGgCAWERs3NUkJ/myUPmcHdFducqAUwAQPT5uz0axuwTbCa6nJS/GNGRWyW5FHlUTLd0AVNAPs6R6rRY7FA0PR0v6RFn1MOTP0L43uU3IXXO9GVaeQwtoTPBlNE02VSf9SVRUq/nBXRSkP8QyvLDXKbUWQSIxre9Io6C5XxeDhHtqhBy5O5x7vZ9gOMf9zyVXXKQaf0IQnlX2niBONs1oFZQjTUjtrNA8bLAqRTOKoEcv+zDehhkW97770qRXZp4W/M/3+rUeupmwaso7yM1dtR+Jw0nGj607Xk7vEiy7b69oALhHTd+gSdfhI7/ckV+EA8UDR0he17oWprnLHCQ8J8ZTatdpoE1wDGBhVKULGjFj1bKK+qMqw2H+AUDlXRhLfklAIlhi9+KIc+PI6dFHUFWP5yPZuEba87m9GzWBNpNXklE5cLRvJj3P3C1AEKN6icmJvL8mMl8/oGI8O+ZZm0yvjBAvrsuAOiORstG/zS4yGV50G0mW7En+EV057WRCjsze177N0mTTPkWf/mS7u0C0YpZftZpDW6HFtTPEkc1XmVOmnEEJQ3yI4GOW6QAdo+4198tJXj0cl8RRwbE8W7QeG9fWMSE0SB9nhjBDKCPK79gZeNTGAUZT3ttGVq+5rEBZTNYk6K1Q8/+s4bfd0rBMGIdTIkOwaZ1ZHdhVtFPc/k8Pmbkx8EhY/AZj4tGewrO0XORJVrLWY/bWgvSpYBpoow3J3UGlX+jl8+GopReb4PIz98Piplol2kgt4Lkiaqtl137R1L1geoXCNs5QVO4m7zOeKYUtsNroi6Yiuju0UOfaQ5Mx0iVoOD6t90RNTZrdreDBcFRh/57iearGNldg6bJL4DOxjs7as/5E4WcEUi8R0d555SXsRCenR8rKK2NyYwlBrIEeKHWMxkkDRsQ2PeEF2mG+2QPGNqZ2Zlf+16wyJboMW1LwFXMRlr9XoihhRi8v5Q4nsScNsOnOnCPmn3lrvmT85JTdLS/SRlit5lpWxWcvSzJj3TQd4I6cveJMztrGNQNfrlsuksdVLHrFp/0r5kCljWoBngCsVaC9ZWc/Riqcrm1BPT4eY+DSLkMBGWil6hl/CuaYUBo1l5Px6Xv/Yl56zaCBQq+Nb7/43BLeEboQJr5Ew39iKKx8Tc5LIDa9ahw96vYH3i1uz52B05q4UNX/UpUmy5/L0cBWuDtXQ9IZGNGVOi/8eN/a4MEVZU0ObECAbTXhrsHqaUsJqtDwYPCMB1vTMt8PM05hcSJivl4et8L49ei7bR4l0FLqwmmm7O5g0m7cVa/xcHMZT2St3E8HYc61DhMtkYstsD8y+eii</text:p>
      <text:p text:style-name="Standard">J+tCge6JTi4dA4R7AkVCpz3ub2CWjsaVBiasiK29xx3uoBOdKE6Bn206jxPzu7EufU3k35/OyErPPtblqs8Qp54I1FXq1040gLONIUnR186wOeRoLN/RaGAObl6UfeHJXS7oxVT45ekKVPHKd5/VqUfnil3+BkajQeA2VS3I2vbT2LIppvICcTawavY9FVo6pG6MIjIqlj2mnhZNwfR6H2n5DGJ7/PVXpMM5ES5CUjzm3h5ckOxegzFW4lhRL42/5qKU5tprlmi29Vt1yfw9+Fbx3JRoeodvJEEoKsQ6W/vd/WenQMNvTrCvAC/LZAvTPG7Lv1i0ow8mAWQeOe0sOBY/ROKlKV5LkrNIh34iz7O6PypjY+jmOYw12Wt1ynXm5e3MVnRHgTea56kMkJqiD28EifGqDVp7lTYPlVV7lDZDlX97lZ17mbX6DYB7nX37ncV7nN6jmY37nhb7nTQPmXV7lNcjmY77mex7nm37mg37lod7pnZ4Abx7rqd7onZ7oc37lY/7nw37oq37qu57nqd7sx/7mY17p157sWz7tqd7ned7r/6ueh+j+7rF+5o/e7aOe5un+7ete8L9+7wnf6gm/6eN+5tse6Avf8eWe6+3e8AHf65Ee8tN+8gMf8gOf831K7jGf8pd+55G+54X+6sF+6v3+5kmf8/d+6wVf6ZO+9Tvf8X9e9cke9G3+9VOf5WO/6q/e8KXeAHd/531f5je/AFt+6ZGf9fUe+GU/8DHf9LGe6eu++iv/9nU/+4k+97N/7qN/gxhf74M/6lFf8vu+6/n++nl/5Y0f/AWf6I1f/KFe6oH/93X+9It+/Onf+2se+QECnsCB8PARHGiFYMKDDBseNChwocOGEBlKnIgwYkZ4EiWy0wjvI8eG+uDp0weq3f+/Tv9aunwJM6bMmTRr2ryJM6fOnTx7+vwJNKjQnO3c3XM3NKnSpUybOn0KNarUqVSrWr2KNavWrVy7ev0KNqzYsWTLmp3Zw527oi079TgLN67cuS3b2VVJN6/evXz7+v0LOLDgwYQLGz6MWK/ddff+9Vh39+49yZErW7Y8+TLly5Mza+a8+bPnz6RLmz4tul3n1JFXj7br+TXr2apDo25dO3bt27I3y9YNOjhu2LtLrzZ+O/np48uTMzfdW/Pz6KSp25ZO/Lr14tuFK+f+XXlm3dS7Yy6eOzz44dUrjzYPXb139Oydy+eN/fv7+vrv42+fH3/EATdgf/6lR1uA7q20J56C180HYHYIGugacs/N9lqGvh0o4YUcLvggfewRaCF/Hh4Y3XbMwXfih5WlpBJSdiVGY41yrbWWjTruyGOPPv4IZJBCDklkkUYeiWSSPEWmZJNOPglllFJOSWWVVl6JZZZwtdODXV12uRYLdrnFJZlanolmmmquyWabbr4JZ5xOknmXmf94eVeXeMnJZ59+/glooIIOSmihQLYBGZ7tsOTYXWtxuaehkk5KaaWWXopplgEBACH5BAUDAP8ALHYCmgAvAD8Ah05OVK6utNra3Hd5hI6OlCkqNPDy9M/P1MLCxB0fLZqepN7e5EZGTEpKVK6ytGJmbJiapFhcaNLW1EJCTL6+xG5vfDY6SKKirMrKzMbGzIaGjxoaLOLi5I6SnJaWnH5/h7a2vG5udGZmbKqqsPb29C8zPNbW1CImL+rq7FJSYGpqdCIiLLq6xIKGjKamrD4+RDo+TJKSnObm6e7u7BYWLCoqLGpudC4uPLKyvNbW3IqOlCouNBoiIG5wlCY+OE48NNr44IqQoCYuTJqYxGpccMqgLMi4sA4UIE4sSIqGkNrozJqmxBgQIM64zNLo7DA0MISAgMioxDYeHG56ZPTozGZiWLK4mDosOLDwwODo+CwyILDQlKamxMiwmEY8YE4SXGh2tDAoJMiw8FJSPE4iFB4iIIaAkCIMHAwuLCIeDKLQ1FQ8VIhadHhasCgeINDa4GxmaL7Q8C56gBwoNCgoHISQmMjM2NrQ9OTk3O7o4Hh4fHiChPr06Nzo5FZSUKKqrIqAoISIuFhSZC4wyFZcUOLWwDJSYHqCnKaalNrGzErKgL7YxB4oIIJ+kHhwhNjQ2O7k9JCIkISIoMK42LScuHhuKFZIXPz0+DQMLI6IoG56jKColLa4sLSilBQMSDAoOOqgrDo8OObQmIqMgMDM0GJ2jHqOkPTQ2O788B4aIOTs5P76+EJYRCg0NBoWICAidKaYuJ64rGiKoCw0DMiQxIqAZGxQdBAOIBQMDPr86ExSgLSgcG5wXMTItAYMHPr++BASMKiKxCweSPT40Kiq6IB0hHhu5CIcIMpAgDo8JPro7Hx0mHp2ZLbIxE40fBQGKGJ2ZHZiaIx0jIR0tG6KZGxijBRSSMK0xNTWvCYqKMrgQPb8+HgkgB4yLEJSZI6AiObwoLSqyEJSGCIiHBISHP7+/CYmLBoaHCYuLBoeJIqKjCYmJDIuLB4eHB4eJIqKlPr6/C4uLPr69BoaJBoeHCouLIKClBYWHBIWHBISJCIiJBIWJIKCjP7+9BYWJAAAAAj/AP8JHEjw37F7++65K8iwocOHDI89idEnxo12EDNqbJjOBodVKCos3EhSY6pGJMqV0zCvpMuH7lrAU9lhhb6XOAnOe6ey3Lt0OYP+29nzXUuhOOdpKHoUqcsES1X+dPoyVVSfTaluTMBTarpj/picK6MVotWi+0powKGngLsy9/IpLDsQatF8AwyU41DhXgENBzTswEg3XVef+wio3NYIn4o+e1Wkc8eE3Fyk6a6+Q5NJ5aUP+/hdKgdPg993AoJcxHw4yQbF5bbxy6c5n40+qziEACqUqNQNMVTCm31YQ+jR5VpkTaqZs2fQmvcdNorUrkrXsGXTvquZd1DDRYEL/5+99J9PYNOXv7RerkOCDipXaUgQpJx5HWgiMWXd88CINz3lMIIE9v2TCAQHFOVdTpn15OCDA/3y4FQbraPPTTod9qCDA21InUlorJDAZf+4c9WGPXU44YIOtWNBAKvcocMN57jxD3gociiQh+ox5A5KPWEQARrH+JajSio6SCFE6XyQUk+QQLGCPyfmmKSCGrXzAggPknCBBbAdWaB5E86zjoXrmONQOilksCEGdoiJ5I4p+pSOG4yYs44bajKkzzkPCCCnlXQWaKeebpxw5jqMrFCDjQK5k84AKAy6YZI7GsWonow66saZfZZ4AgFPWjonmYb+xOeZfH7KCKsEtf9TggumplioQMOloycjiS66zgqMFpROAxTUOqatBgzgDq+cvronqAUxkkqgtWL6zwIipJImo4+akyesBZWRwAczmGotBQC4w2ireX6qKCMNuVOAAube+g8E2eiz6rb88umQOwywYCmmAohg5rfMOvvtQ/OIIKicDJUDgVus6omoOatC2pC4A8gAcUE4wKDtmYoyeibCoTZ0TDoVLCBmQQg0QM+6u64K7J56ZnQMGoIgcORA8LhgwTn6eptor/rseQKvJ2jkxjk3vKMKqinCg0AECWjrraMlb+ttDTdrtEMN66BxRQUKIJBDDgc4MIAFCbhTQz013BDGDTWEMXY9eof/UYDe8dSgUd+frOPOPP6QI5c/Zua9g95z6833DnjvsEM8j1O+UQ171zB3AXTXEPgO9YA+Od2Wzy2656R7vlHgpcdTQOCyj7565ZxDDnvdjtcTD0mZ0x3757YLL7nqeAs/dg0FlDR27cSrTjvnYwe/Ouyf+O4S3aNDXk/2nK8++fOff1+P8C/JjvrpkVcfPuq8n4/8S8/PDvrc2ZM+O/7n697+3DgRnuhmJ7/J1U1+qeNeAUint5zYD372a13oAic57y1QcDlhIPm4dz3QtS6BkhMK5+iWPPC5j4Lkc98OkOK9uRmvfvU4Ie9+55T9Ba5ynYOe+lRXlveJT2+dIx/eH2iolb7t7YI3XN3e6EKQvWVvdwIMHBMZUkAb2s8hAQEAIfkEBQMAAQAsAAAAAAEAAQCAAAAAAAAAAgJMAQAh+QQFBAD/ACyQAWoA7QWWAIdtWS5BPzonJ0wrWmy+u7m1mnitrrFaNynb29vMxbUuMjRsamyZmp17qrzNvKQSFCNhZm2WtMi/rpIqNF1JMi+rvsm9qnyYdGWjo6R7aVRhdJUuT2VCQkXn5+ZMMSNkSSu7o3rLuq+JlqNFJiWVdFxTZ3lGY3iSbFxhV1I5Oj0zMzKKp7u0n4ju7u2zxMtOTlRVVVZqe6eVkpW8ysx1eodvialub3pEVmwsNUhiX1d6enyogG8cHiQYGCN1mrNiUzSbjXbS0dLAwcSIbVjEycp6goxmeaXi4uRUWlgsQFupjW9uWEidhGlqdqR1cXMmLCyguMklJixwY1EzJiTLxseCgovS1tSFho1cRy2qmorGu6QqJSf29vQ7W206PkxmhqSOjowiQlwiNlyOgHD6+vzOystnTjQeJkSObnTKysvKspxOJiwiIiQdHy3CtqwiJiR2WjzMzdSeqrQuKjBCUmQmIiTOzrxKS0xSTkx2fmSOjpTK0szIONT++vhCYIgsdNxkRAzk6qDEfoz6/Ois7sC40JQuGkgoGhxQsrCutpTWzpTkOFR6qNDUvmBQQlREHgy6VFg+gmikfKAaKhxOSkgwSoRoyDB4yMj44OzCviAsLMjy4MysVBi6yGB6tsDeyMS2yvCusmB4dlBydnjIsnBKMlgKMCzojFwoKAxwWAx2RCDyvpSGfqh0ZtxoprQeShycwpQoCizW4PTWyPAaHAyArpzIjNw+dKQsdCDu1EB+hlDAslCMhoxCbnisVJQKBhyGViBiRGCwjCB4snh0gCDy9tB0ECx0HnS26kBgZJwuZkzO0sisHFQubHR4puxKFEiawsRo6rBKChy2sOjyvtSETGCauPCa0tR0TJwMSmR0HsgsLCBKFHScvkAMHnTEjFCAmMw2MhBwaiB0fHjW9uBMVEgSdHwgyIC81sQqDnQKEkhOTkT+/vTOzsTKzszOzswuLjQqKiyKjpQuLix2dnQmJiQqLiyKipTKzsQqKjT+/vwmJhxOTkwqLjR2dnwAAAAI/wD/CRxIsKDBgwgTKlzIsKHDhxAjSpzYkMeDBz14UNzIsaPHjyBDihxJsqTJkyhTqlzJsqXLlzBjypxJs6bNmzhz6tzJs6fPnzZ5KJBxRMQcjUCTKl3KtKnTp1CjSp1KtarVq1izat3KtavAHjaO6OvgBKnXs2jTql3Ltq3bt3Djyp1Lt65dhjyqcNGn70qPu4ADCx5MuLDhw4gTK17MeGmPK2T4iojCprHly5gza97MubPnz6Ab87jCVx+vv6FTq17NurXr17Bjyx7sgTTfe2dm697Nu7fv38CDC1edQ0/pKxCGK1/OvLnz59CjS/9o415pVjama9/Ovbv37+DDu/+tXlpedvHo06tfz769+/cGndjWd88GEA8YD8Hfz7+///8ABjiYDfPdE0AORRBgwxM88NDDA7F0IeCEFFZo4YUYZliSDfKUdk8bV7Sgjyz09BDPFctcsYEIGrbo4oswxigjeAQe94AIfJFRxQMLIKDPETTQgAEePWQ045FIJqnkkkwmRh5f8vSAoz5c7FhFZGQU8QIEVyCghwJmNSnmmGSWaeaZPNV4Ww8y5LjjfPIIUIRYR9iAGpp45qnnnnz2aRANBUrJV5UPWLcmZPqQcUWYfjbq6KOQRvrfAqx4yKabD8x3xQMdrinpp6CGKuqoytEAhqVTElpgph4ySuqrsMb/KuushlF6XBuVJrqjofQ9kCt9d9Iq7LDEFmssVYBeFwUDlv4qTxtT0ufqsdRWa+212Ja0wHwIyBFEaVYY4CNfcTCQhqXZpqvuuuy2+08Pv5Ym77z03jOtu/jmq+++Zr7BRmUE8XAqvQQTfEUb/Cas8MIMa+hgFG08YNZoBVcsr70NZ6zxxhyHx0MKBpBxxBU40KIfiBanfE+wHbfs8sswy8YDDZHxlcYNbTjIa8oEYxzzz0AHLbRoVYhYWgdVRPEYzxWvPPTTUEctdVs8cGDAvFxgkEK8TF9879Rghy322D3xAAMR9BLhTtc9s0z223DHLfdJbPQAwbhsq/z13Hz3/+333wUd0gYNHeSd8sGAJ6744nLzEAUrNRve896MV2755RzzoAIsfUhOr6JuYy766KQD9UY9//xbTxSrt8766663Xk/srM9eu+2zy3477bnfDjvsuOceu+y8+65778T/jrvyyi9/fPPB1w588MPvnjzyu/PgiBCez9sCDY7zjvz10F9PvfHnj2/++uizr3778L8vf/r0u19//PfPb//++POvf/8A/J8A80dA/xUwgAccoAEXiEAGKrCBEHygBBNIQQdWMIIXnKAFN4hBDmqwgyD8oAgzSEIPljCEJxyhCVeIQhYKcHrMcx8Mh1c88onvhsaL4QzVV8McPg+HxxPe7v9ymLp/sG4g9XgDjOrAg7t1rzQIgIB+SkfFKlpxJqg7hBJn1CAaGK17QngB5a5IxjKaMSJsqAMb6sEDJUYhHvOYQxznMQ94zCMedqxjHO2hRznSER5zsIccB0nHefDRj4bcIx3zMUc5wpGQfMwjIx3ZyDnS8ZF0FOQeCVlIO9oDHnCMZCHvqMc+ajKQfaQjJ++YRzlG8pRzPOQe7ShHWpKSj6UEZSr7sclKYtKP9UgBAzrXPQYIYBvwECUeVWnIPMIRj37U5SUBaclQxlKRt7wmIl1pSU3K8pKF5CYqtRnOTCISjuBkZjotScp1jvOdhURnOwWJS3HWM574NCQ8D3n/z3Wik57M5Kc62znPfWLznPkEqDb7SdB/GhSe/jTnPQXKTnk6dKIHzWdBMQrRhko0oBmNqD45ylCLfnShAzXpSEHaUZUq1J4pTehDSypTksY0nS9NZEtrylKa4nSmN91oT4N60aFWlKcoPepPbapUoSYVoUs1KlSdCtOmFvWpGr1qVaeqVZ36lKpeJepJt5rVsYbVqmalKFfTGlKPrhSrIs2pWsv6VrLGFahoretZ16rXud6VqVMd5EsBSs1AGraesNQnK/3oTV1yc5R5VCQfcenJXo4zmcyE5iwRKUrF1pGy0WxmJispR0Z+krF1NCxkEctJQcYjHk+ow0Bea494//QjHvbIB253q9va3na3uQUucGur23z49rXGhWNyj5vb2jpXt7QFbiCFG9zb1ta2uGUkdoP72ngYd7rQ1a11Xzte52J3t9ZN7nbX29vtGje5490tem07h+62t7y7vaN58UvcqnHPc1FkA3FpC97rete3gSTucZc7X3pmt7bzeK+Dm/vgClP4whJebnIj/NwOWzjDzdVwiDsMYhF/eMTv1e9yp4thFOdWxc5lsYhLDGPcypjEKK7xhGecYwvf+ME09rGHXZxiIZ84yBf+MZFfbOQWI3nFQy4xk5McZSLrWMlS1i6Vj9zjLTu5y1DmcoavXOUnx7jMYD6zmENM5jUX2f/LPB5zk+PM5jnjWM5wvnOd8wzkNNsYzXgO85cDreZB71nQdH4zovWs6EInesqL7jOh/+xmSDua0ZamtKEbrelHaznSS/70pSV96FGHus2bzvSOMS3qTuvZvXd8cH3NC+HsNvjA671ucB182+J2d9e6DSR0kUtrWxM718JFLm3zIWzeAhe6120vczUdj1kLd9jJBeVzcXtd1AlkG99FcG11Oe5navvPjEyxcfn4zBfTM9u71SUe6cvH24ISlLfth7AdTMpwK9m2n5xwgg2pXA5PN8IIR/eEtX3YebMy3n+eLr7p3W6A24Oeh033HfNN74z3OwpOlBwD8vFGzMLX3Oz/PveUD5vxdzOZw53uN68bnvCHY7zcG0dvw9/9cFI+0+e39XnOhd5uljuY4Tefrr5drt2h/7ziS99307FLdP12vM5OJ7q4pQ70p/t861inutd1zvSuV53sXH9m0McO9iJn/eltf7nYtX51t88d7nWX+9rpHvWw7x3vfbf737+e96kPHuotN/zYrR54vS8e7X5/fNwVf/bJm53thb883xOvecBzXu2SzzzoKy/6txO+8ZTHPOo7f/rPmx7xZR+96l1/99bH/vWMp/3hc3/72sM+7biHvOBDv3rZb773uxe+40lf/OBb3vieRz7xdT/2vov94vCeuH49/nR8HzbnAL14/z9mjn16JlOXGtdyMg8+78AncsK4RbjLA7n09b8Y3uPVtsbnXW+bbzeQyfRa3mZEKmZ1OTde+Xd9LFZt2LV2FGZ1Khdm1GZ1TNdcCyhvNRddPCde0jVkCsdiIHhhFQZzFMh+MLZ/9cVfMkZ4zLVv8RAFUUA4hmMAHNAGVhdxx/V/Alds1mWCOihxoEd+EHdcPWhevLdz7UdtHLeEoJdvSteAFIeAUEdd1LZq2sWE1ldrB9iEDYiEXbd2WOiFXLiFTgh/X8iFZbiAZ0iGV5dfYwiFaWiEbxiGZjiHcCiGW8iGWfh0HKeHeAiFfliHeQiHbaiFgEiIe7iGiPiHfbiIgv94iHSohna4hIwodpEoh4N4iW6YiXf4iI2oiYb4iZ0oiZxIiZ5oiaOIiZCYipu4iqZIiq7YhacIhqwYiqj4iqooirjYirooi7DYi3HIi7foi7k4jMFoi7S4i8iIhoXIh8bYjIoIis6YjMQojNS4dB34XXs4fxZIhB24it7FgN2IdxpIXdNlY+X1hDmnbjCng5Q2hEW3Y4yHbsIlb+XVD1swgK9lgBJmdDQnZPT3c26njTi4c+e2dP7WjTs3B1JIhC0Xgg3Xd4ZVhOhIcRiXhU84cT1GgbbVbwgHb8f1kTJXcUpjA3jDM2Fkg/bGf9lFStjYjezYdCdXhCfXgg+YX/D/ZXQt2Y+0lpACiXOSN3Xbl3TmhX4w5o+ClIBIt5A392xbeHMJuYBMxnFQSZROCYVVqZPP9ZQP2ZRbiZVdiYRT+YMKCX9jWYT7ppUtCZbcKJZXSJZR2ZNc2ZZm+ZZoWZZSaZc4GJdXSZVhWZdzmZZeuZZ+SZd5GZh4KZdsKZhuiZh8+ZWFyZiAuZiJ2ZdwaZWQeZlqeZZ7iZmEqZmDyZlZGZp6OZqNSZmP+Zl3mZqi+ZeHiZqe2ZqGqZiRWZmZuZqxWZquSZugeZq1yZq6OZuWiZubGZyS+Zq/OZgfWWtymW615oDdx5Jf13S8dHE7N2a8lH7LSW8bJmpKJ5YF125a/zZv5zZxCViAQaiVMklw8aCPwkaC1MVjRpeTNplrTyiF+meAfSaVFdlzUxeSZFdhL2lkL/md01ZuQadlSAlkCXegmgaeNOlaL9gGMPBfFkMGWtMGxXZ/ZAaRPXlmEYmUkhlu/yld2Chz+1djhYmI2HWQ7rWh4Il++yVrdTltKhdx2ChvN8qRFwmE/secHciQPsqSQAqiOWpuwsWjEzmkO2qOScmkSeqkQgqUTUprS0qlUWqlT4qlcqilU+pwRFpxRgqlXRqkR/qjYoqjZOqGXnqmYaqkWwqmVWqma1qkasqlbEqneGqnPbqnadqncpqlehqoZTqmfgqnX6qjgmqohP+ap4yqqIV6p43Kp1c6qX9aqZDqqJKaqZQap5x6qZ6KpJEKqJ+KqG46p48qqppKqqraqYnaqqD6qmhqqnUaq6e6qJsKqyVolseppeHGnSKYlC06X6/lghJpXlQIYQq6ahcYpC4nixb5oE1ZhnM3kyxpXdn5BAO4DdnYpwuaXl7JlA2HgWD6nL1akA05X9aHkeFKlL+6g1cnmM82o8pqeyyHjQgJdiHqW3f0BG0gAHpQOARDBkIAAW0QBdooljqZoFZ6rOt1o9PGkQPKZs45rxumrkjadUQprhsbpz2YrxDHqdoZnuXJfwxGr+Q5rC7KgyGrsreGsvfmsg5qo0kYszP/+7A1e61UqJQyi2w0O3E267M4C7Q6y7LlRrQrK1w8u5JJC7M527S3FrNM+7JR+7RU+7M9y19Dm7U727JTe7NLm7Jg67ViK7RhG7Rae7ZFq7Rki7Zde7Rca7Qp+7Vm27Zr67RIe7VbS7dpa7dQi7V8+7ZzW7Z9C7eBK7dSS7iCm7hui7hWO7aGq7iOm7</text:p>
      <text:p text:style-name="Standard">eQO7iNy7aRe7l4G7eYa7l3W7VES2GN94QcGmYFmnQUSZR3WY8pG7MamWsy2a4vqpUrWLE3+nflRmUcm2ACOFvSaWHzCnlSuYAvWZNYOazjpWMK53sxy5Er64K5K2HuyI1VOJ4iGZ7+d4zGe7pYBq9LVw89/4ADNoABQoAAQRAHBkADKdADBwukCcphDMa9E1uNqPuQGLmNIqqv03aMVAhzWiuCiRie9AqewUqkIrqNYjql9wqeJXisClxsDeyPCBzB9WuWCezAE2yiEszAGlzB/EnBC2zBIOytENzBIfzBJkzCi/rAV4rCMYbBHPzCGyzCKdzCJSzDHnzD6DjDLrzDObzCMEzDOHzCOrylRAzEPFzELGzEShzEPczENozEP1yoS/zAUnzEVOzETZzEV6zCWczFXzzFjlrFGTzEXjzGWtzFURzGWIzGYMymC0tp+CuE8JeOZ8ZgaBq0G7qJ6wm8FJafAvyNoWmgibeDDEmF+leUsP+ljxWpxTH6uIHacxnrht7nrtN6vFt3l4ypydMqr9x7xx+KlSWqv0zprEz5rnDERg9yEUXSA1GQjH8ob8+6lSlqolebl8rqpaLbZKbMq1HnfgIpktolyzvZYuqZw/tqYir4y8DauUNchifrswoMzXL7zM2MstYMstjsw4eszbfMzN48s9N8zd88keQszuAMveUsrOEszelcwMtszu0cz+yszugsz/bszvgMz+b4ztFMz92czwBNzc7MzQS9zUZ80Osc0PzcsPv8z/380NVs0Oesz/Xc0Cas0Pd80RDt0Bw90Qld0QMt0hH90QUd0vNc0gzd0RlN0h690iA9zin90hr/bdEwfdIy/WEjuavGWnEwp6j5ebGvG6dw67pJ2JDrGbtyjHYfS6MumLRdl8hRfKyCpK2zFYJ6m0y6tVgZuEkSWkewxWU0Gs27zNMdS6PAu6t+vJbM+Wn+e5wOzGspy6OsW7rMBZI+XXHFSluXt19Sh2PBPJ4edm6SLKNzrVy1ppFCqdRGna6GfaA8lqwVRsySPGLlKr0zSq0eGcxhSpE+17wOF7+U9tmRLNr8hqSKCnP1Sdqpbdo+CNqP7Y6snbGubYiwjdgN9tqlPcC2vdu53dutzdvRGdy/Pdy0Ldyz7Z/IjdrHXdzJHdrL/XDEvdrMrdzOXd3Qfd3S3dzUvd3W/93dhx3bno3d4j3a5I3b4H3bqi3b573e4+3d2Z3evi3f083e8F3ep33f6G3f4b3f793f7m3e+h3g+Q3gtW3c383f6n3gz43ful3f/73gvH3MiF2xg1dkDniy1suT5vzCkg2iVolfxKmc3TmP/pdw5llxEAutRNhtA8GtAofB+2idpw3aLulIv9Wx+5q/Hfe/7IiTHqluQCnMBaho/Gin/wtxFBiT15u7Sn7Z8Au/TJZM1gmJOknaQofZO1lzJLrL4maxuYyDfYbWutxyBanjHpyFQu7UzIrmSCiFDbmglo2ycT3mdC7nWr6/eI7RdT7nt9bneb5egM7ne87Sg27ohf8ut4eu6IneuYvu6I1+55gZ6AgY6X9u6Xo+6YSu6YjO6Yzu6ZAO6pJ+zJ1O6p9u6qGO6qPulZQuvFZ46qy+6ap+6aJO67Oe6bcu6Jiu67WO67Fe6r8O69cp68Ge6qG55bg9lPfphrRolG59sUP2j0aduE7r3RomsQXXnSCOsyWcc0uJmUYXYe05EFuQXus9YvWVAi8AAzDwAi/AD+v+7vLu7vQOA/zA7jAQAOMHrsE7oFRJdSdrw8PbYnn6t9cnnkVOfmTc4cPKgmxbskkLnfoJftVWloJOaoRYwc7M4yQMgnYs51dqYlWJbOkK2S+97R/voPxuhMMcnSNZXot9vQ3/qtOBzeVL/pVBbvPBK3dEHsgYluUyL9jXXvN9HGVAn6JCj/PZrvNGT/Sb3fQ5X/Q0H/VPP/VLL/U/7/Q+P/RUv/VK3/Mzn/VdH/Zcf/VVL/Zm7/VrOfZJv/ZpT/ZfP7Jw7/Zg3/Y8L/d2H/NIf/N0j/d8f/dB//d6z/RWX/eCf/SEj/aGv/ODj/Vlv/hQ//Z5j/iOH/eBz/iUf/aP7/eYr/VzD/h7j/n7N6Pe3suHDK88GIKh72KSnfPoHc3+B9q++qwOi9JViMn7fXG1ZdUCsY8X29W4xQE5QO/l0O7wDu/2/gJ4oPwvUA7ufgfuDgMcoAI2X6KSXNnzWe3wVv1T/xbaQX9/kMaR8xjKACrLYyb38Iilpb+SjQjISk+uZ/ejDGaU4Zm2/0bLVanhs3zm0Ju//g8Q9uYIJDgwn714CAkejNdv4EN7Bw9CpFiwYL+EGTFiRLgxIUWHHRtmVDhSYcWBIzmSNPnRYkqPJUWefClyZcmbKG2ynOmyokqeLWvCFKqRpE6gMoUijckyZ82kTo9CbYpz6s+qRmliLdpz6E6lT7ne1OrTYlSrW89m9cq061Kqb8WulXuVLtm2cfHCHRt0LkS0Zb8Gzts3rF3AbPne9YuYIOHFieuqlbz372PFl4ladry5MWXMk81W/jw6NGfQng+nBiuVNcl882LHTv9I+2RVhrIRwqst27fteLxlMoz49WHIOVkxzgsejzlv3h51G4XeHCHz68BFCq993Xrz6sx/e6/Oe96Wev/Ux3PZ0iN7DhDuIBmHwf59/PnxV8nxAgUHe54IbriFrFqpKY50YigknohzbiTuEJojOXvg2Q27ByPCbjbdktOJK5HEy1AqjLirrqflMsJQxJVMzNBBj2JMCqniuhvpOfBUpA1H8xoU8bcVc0zrwekMFEwir258ULgdHdRwxJmcXNAn5AbD68MqDUoLy4pgNO24LrccKssaZ+LSIi+NIzPNMyFic8wwtWqzQDnhRFNMlNbE8yU968wzTjPtdHNPkAA1aU7/Lf3k09AEBaUz0D/vVLRQSSFdtNJDHU3UUkoHnfQiRr8UqE9OQcW00Ug9LRXMU0X1sFU1Q40VVkTLzDTVR2+9VFVdO80V1V1/dZXUXk3lFVhfN9WVp5TOsrJZ7WDDMLzmMDzsyrgKA81HiYrk8MUfHYxQMGUVwuiJKNT7J56UzNvROQtTuOOFBQjgog8y9OlDH3779ZdfdfUJYpwXkOAgIXtqoo1aHEXskSPi3s0OSOdm8263Ae3Bzh6H5hkUpmaDUihi1pCciMxmQ/7q5Ia0nOix0z40bmScZCaqJG9t3ciwjKJjqbyKawTy3R4ZXrLa7nKLWDzgSkS66KdfVMrW/5UJlLJq2Kh+2dDirlbQagK/ztprhcHOWmyayeYaybPLHjtst9OGe22tsZa7bbrVxrTrufdmm2a0k+6bV77x9rvuwAsHPG7BDSf87+4Sh7w4yRFnXPHIL59868P1ftzyvAfPFXPKNQe9c9HL3dzuxhcP3fHRV6/c89hP/5x21W0vcOuQXjY55/bWYhXkIZ0G+kchBZeZuE15Bwzm55FULbHhR6XyuHkEiic99eqxtnV4OEACBli4UPd89NPX5x9+hViAHwDnYE+xuxV/1zfqbByywJDzMSqjJ5SuZVtBmd2Y56yi9K5SBwxe9PgHs7dMLWrjShLUhGMzmC0oT6PZy//ehOIkoNyEc1py4ABVlib9KQl/FnRPbyqGP4dBiW1Mg+HRrDXDF94PaXejoQ57xMMcIu+HjeuhEGUotCASaYdETGIMb4hEijnxbUT6lhSBGEUbTrGIShxi4bZoRSZisWFabGIWr1hFM4YRjWM8Yw3ZqEY3LtGLZXzjHMUoRxzesYt5XCMeodjHPf4xjoHMDR39WEg9HhGRgFSkdxL5xEUOspFUlCQkHclIS1LSh5P8YhrtiEkyPjKUoGzjJjPZyTrmMYUbQt7EgmYbDa6GeD+ZmslkQqMWMu2SGBIhZm6GlbGozCjMIcuB4vEE7q3LhGSCzwucQAX2/Uua/4om+xD/cIVyHCxA7CkiKHHUmiGykEcudFr25jCABpQBBACAF7h0RKCkkCyLFCTaEompJKg96UktelCKSsJCoJ2oKEPrIc20AkKy5LNtk1IgB5NVQMnQxDEaweCrADUlnEUtSQjKEYsS2EKjKQekSLtnMUfao5KSKH8oDQxHQ/pRY77UpDElaUtPqkSR0pSlOV0pTmHaU4/OFKj9/Ol2aspTo+60qBA66lKN51OhJhWqKpVqUKnKVKVGFatTNVJViarVp1q1q1sVq1F0ylWzDjWlYw3rV6/a1rWm1atxbQ1cbXrWsta1o25l617pGhW7IpWsfJXrYP/q0qaC1a93VStQoOa0/50wKEQu/GYTCxklY0EUYsOBISyzU6Yqvsuf1ZLS9540rb2eNrTmRKa62CXB7XiBHzoIQr/Sd9vbdkAGlOBAdHQDwsjKVWyS/SBnVZQ5dL5DAuwUiAkiQIUCYAEh1qkeBuU5qoialYShKRPxzJI5EyYJthPsioPGiNKFkdRiNhondmi5mOumkGquAYlZMPo8k7ANL+bdpM960tkadhEo4QowlAasSTDuhMD1/J50EOzJA3dSwA6WsIEpXMYJqxDDFtYwFjOcogo3uMNo/LASPcxhEG9YxCk+8YpNTGIUv7jALl5wgiOsYpXWGMIXbnGOH1zHG/fYSDoGMo9hTOMfy/8xyEf2cYibjOMhJ7nERFaykWf8ZCGnlcpTlnKMt+zlLiPZyVEes5aPOKI4agiWG+quLEtXwvm6zlRlcdcuXZOpl11FsqzKlFS4Y9KETTeZ3vtIAeMRgBfoIA62xW2j1dMBMNyBAwogSLAwmMDnWdROA8xzhdCZhnVGRABNcEEaJJCBbSRMMCJzT+BSZLSLUfZo+vxOOV3YtW4SFKPHPV5zYhLfsY5xv2DR9KYqOitV5RlZcj52fflm3qgZs3iLldG0ZfrRuYbwzoG1abarXRZui9Tb3Tastq2dWGyX+9sooja5w53udwNa3e5ut7jnbe94b7ve8N63vPN97qzy+9r//u63vgducHQT/OAAn6rCE47wgDs84hBvOMWtKvGKM/ziFncrxjeu8Y5zPKUedyu1nGbMRvVM1t/kkGiJyppITRFjunzn0lb7nXueSFyrtE7LV9QkAB8EPa4N3ozsQYEXjKO2AHN0oyENv+xxLGurphqlpoLQVQfJevZApzsswM55wMO5CSiABxTwhCcUO7PvXQkNXy44i33LfqyU9WRPK1+RbRA1FUUOqUY4M6nQ3CtXK2zbl/iwYXo2gjaS9vIMimwI8q1Wb5u83CqvPE2B7fKSzzzlO2/5z2MeVyd8s6U1H3rOj/70qvc860HvetGbvvWyfz3tY5+s1ds+9bqX/x7qew/73eN+9sKvPfFvb6zI/573pTd+8JFP+r9XN/fNVz71mf/86WN/+NovPvePL/3ZOyVlz5Lot01byFfnt5b/ZaRNPobAx/fmsrJ2EY74eUvQwlNj+Wjtema5Fi8oB9pitKbLLT2AHwVoNpTZLLuIvplhGVT5tOVqCI3BDgVoCEBDoVL5m26pKa2jP3faJ6b6LTYDOp9bL4OKIZMTmV3bC3exJOBapl/CLk2BqPwLGWbqiDaxQWGaLIXKv8BDIwkyKSwawiCsISO0iiIsjRARQia8ESdcjcRDwidcjii8syakQinMQompwjJKwinswi2EQi3EQjIUQzO0wjLcn/8zFBEw5EI39MIlHEM1REM2rMM4pMMvlMMrvMM91MM5TMM/FMRA9MNCXDU8NDBD7ENEHMRFXMNGPMSNcsRIZMRJlMSPwkQitMRM5MRNLEOg+SxEbJcOO5q28pl7grzsqhF++p5xeSr0wh+MsTVb+TNeUzlUfCHLSpg56L9/2AKMqaXsQTQdeAcCLED0ebreCrTiSqHNeogJ6Yd+gId+mIeoYw4KTI7YUAH/YY8oEY8J2T97OLtPCzX2OKZ8GAiEQLtt6Af/qRBrZA6ZiQwEkhEFyq6d0UG1mIrwWryJaRLSoSyfMzEu+o4aMZpxEjAPAsLxwj/qST74OxLYsjmKYUX/XJwnXTyMgIoaNuupXvshL9lIqOlIqfpIqfHIvQJJqxBJMwrJHKEWlURJmDzJkkxJmtwqkyRJnLRJnYRFnnTGl/xJnQnKmexJouRIoGRJNnLJjVzKlTxKp5RJpBxKpdwhpgzKqKzJokxKqLTKp2xKr5TKkeRKsIxJrZzKq8xJssTKsDzLsaTKrjTLndxKuCzLm/RJukxLodTLvPxKtpRLvERLv1SK6RijijyuZ2szchGgx8O6mYmeyjrMsdLH4Pk702Cgi9HAG5G67XGt8dM0dpGtAWQ6ZEzGA5w0XaSYWFQihdAYl8CQeHAQdBSQhGAmiKHAQOu6rxsVDeHMYwog/2/ciPXjIP3ZOeT5OR9kzREZF537nlxDQfYqSIEaNluCHGoBG6yrks54zAVMlJS7vsxRu1rpwZp6RXC7SIVskJGxseG8u/TUPwZjtcZkT/UEQdOqT/dURPyMz4ZcGghrT/6UT/8EMgClT/g00KnLz/s80P/cTwSdzwZlUAJ10AhN0ACdyPWsUAidUAlVsgLV0OJ80BAFUdAS0RIl0QH1UArlUAs10RR9zxZF0Qxl0Q1V0Q6F0RrF0RGl0R1VMqBJEZQTv4WII5ZbIZwrtGYbPAg9yKLotfZSuZljvJ7LUCYhQcuSRdsYOvXYBpdIk9ggRmMkzdJUF2XMnn4Qr+KUPP+HIImEeYJ8ONOoo8BqRJjpUpSMOCbn+LTddJJtOAjXnIczdY6OqJBoGybSKihtgyykCVIrVbMbQi3/yjsadJk4S1Jc0kfxRD75KxL1A0p4MjzEw9Is9FSnkpO+E65JZR3K6TvwQ5DhMTRXnVRYbTVZdYsDeVVbpaha1QtdtahZvdVd5RlWTVXSwNRhFVZc5VVjlT7VkEFiPY1ePVbGWNZnbdZj/dVoZda6SlZkDdZpddZMBSxu/dZrzVVqDddY9VVzBVdsPdd2Zdd1LVdlhdd5ldduVdd6Hddipdd7ldZ9tVdy1Vdoddd4FVhrPQ5mwdRNqxsOXNC4mzZwyiIA60f/07maNUsat1OtR61MNoQZ3vDFtMMnSooH0QzT9RnT8+mA07xAFewoHbKWc2qAOACBJTCBFRACUAMAFZAfHCiBFZiBMkgDKmABKdjZDMoHExCBGYiDMiACFkCBDWgAIpjA5oqANCiAD+CYjrgBESi1MgiCBHhaYGyJjHVMV6HM6xu/AYqcPXPIYQWuMymuGAwb7YwzqjPIJBpLgMoiEerIHwQ6jGSpieVUK9nP12jMsKCR+AJWWlrcXnUWx1VYOEMhQ2NIWm3c+GNcyM3cx53c4lFczpXcDArd8PJccANdUq3cyC3d0U1d1B1K0YUW0lXd2X1dyrXdz4UKy9Vc00UR/9w9Xd1dXdp13eCt3eIlXsxF3s1V3t693OWFXdaVXeZtXegd3ur9Xd893uvV3tvl3tzFXGcjvQQlLwJDzyM1TMCtLIuUtoQlGb57yH4EVuctFkp5mTPtxWQCRu4yL6RTumNE2TI90w56m26xDXQqAwmQASgogzLwOgB4gn5IghoQAiJwhwZ2B3dIACYIgHZsmQmoARdg2jQog38oAwcQgRVYhj21B+cqA6x1x3xIgi+YASqIgxGmAipwgAwIr79hvQ76zMz1Lvjbrpsh2yACLuP0qxOUzBE8GpM8EYQFQwaUwhzEL2BpoSmGO8TNofgbyfT10jsaJ2F82Xoa4+MsY/9uOeMYMmMZm7U0bmP1lRYyXuM3Lt84Xs85dmPOyuM73lQ4xls8VmM9lmNB7mNH/WMK8mM7BmRFHllD7qMCY+NFTuRDnmQWJFI03uNCZuRKdmROhuRMJmREvmQ+/mRMpmNNHmVJ9mRKBmVUFmVLXmW3e+RTHuRAVuU6ZmVS3uRWrmVaLuVeBuZdDrw23LBJBFa4tR+GZB4eRD7A7dhkLjrdZTt8LAu6EzTPjN3iCMDRPFmUfbSVTRUb7A54OGACIAAtIIEAuIE8+IF++OAZSIMEUIIFgAClLYMEuAAKAEZ4kGAXaIewdQIUoIEIIAICIAJ8+LqPcK6rzdp+EAANqAD/eZYBKSgBGmAAN8iAy9BMXDvi6WCSKAVJ5HShKs2vM54vgspI+ZrbnzkkDMVPgzU90kuOYglP7kxSHUFleTKmKMrOgRpII2HUoAxqMwvFtBJqow4uBRvqoy7q5FHqA0tqc4vqp55qB5Pqb7vqqs5qkRUoqNZqr7bqrsZbrk6/sC5rJyZrwBpr8+Qos1Zrt07rtsZiuVYppN7qtX7rub7rs87ruibqpcZqv05Iu3bqvo5rwgZsqj5suk7spg5svEZspv5qti5syGZsvobrxp5ssdZry15szc5s5szIaJlEmHOWDXpMVTXc88SYvW2Y9XKRCFGaVJ7R9PIoE8Fm9Ug7/yMUD2JcNDEFYDCAOmbspbv9oa4z4QxQAeY4CIh2ATt4WvlpCOcKAhCAA3bJhxKAhiA4NXiYhycQABzQABfYgzTY03loYayNjaid2uXegl58Ahz4wbMFkYSl2ClpW87pM8YAsZYrUBN8zqFJZQH36FkDtuvq3kzbX7pA0wE+UJJhiK3MWGJOpEgN5FJGaVe+yX/cZA33ZbwLY4kBIRF3QxLfcJ3s8D/+8Aw/cRBncQ938RYnTBQP8RqH8RWX8Rin8RfX8Rzn8RlniRLncENCQh9fZBxH8iP35CRn8iWfZRvvcSDfcSG/8SdPzSgPcpyx8in/8SqX8i/X8pwWcxVXcv8gNyjZJl8hQXBh4a6VfjxxttSOTdMGqhnUpsHH/Snk3D9fHNsX9Kx8EM2l8+ZvVln4sRA5p+nt+LQE2IEAmIOoU4GoRQcJkIJtUMd8wIEYmIEEQAMKiIcN8AEh6HQV2IbvTpgkcAUiOG92cgj1dmh0IoICMANA1VqNgZbxaJ1dC5ZOE5UuHV34Xbau0NZGbEjTKKwxBIs5/uJZ1g4Jb+nKSrHXPtQlzshLpetzFa/JufbEtOkoJmBm2zpw93Zxlxv35RP15MAxSfcbRHfsDHdFH/e0pc52dzZ5jz56P3d7N3d4z/d+Z3d9vwiA//d3J/d453eD9/eEH/iFL/h5Z/j/h3d4fIf4iZf4dbf41L73i9f4jEf4iOd4dwf5fdfihhd5gcf4kPf4ijf5b1f5jXf5jqelHiQ823bsZg/ptL75Ym/t4lI9YCo9xivievQVTvMlkJXeKJ0HMP3fMVXGC5Q606Zq7ECnOEiA5e5T9oCHEqiAMtgBD1CBLeCN2CiBCGj0A3gC54IuM7j0bowIskdgAFCIV39TdNoDCRAHFWCXfngC+Ja7+tbdniegxew0KwZiIx7wZlTDK13i9YIYN6r2lG4lW7LQLa5i4rpijqJiVpO2XVNLWfygXEvrIHXSkQXCyC99eTr9sk3BgSxf02991Gf9IX/92U992F999rp9/9KW/Q2n/d63/drn/Vr2/eEH/t8X/jwm/uQ3/uJHfkFW/udn/uV3/jaG/uqX/uinftfH/uvX/tjP/eAH/+MX/+Yn/+k3/+xH/+5X/+33ftwXGt0XVfb/fvgHniodyJmUS/zTr6LLYmUGiDn25vQTaLDgwIQGFTJcGK9fPHsPI06UCFGiRYERBebDuFAjwoUdNyKkeJHivJHzKMKzJzFevX8yt8WLBy/eypsWH87xwk/HO31CZRItavRoBz38OMyz1/LjwJAMK06EN6BBGgkZtsxpam9CjBkJhqjYotPeExMRyhT4IKBEhSA7KMyB129ewXhX04AAwFNtu7b97CWpMf8jiIQhFJ7UHIyRp72RJ3c+vpgv5cqcOFlGVHkZ52WVnCNLvLmyNMXImTuOfIx5s2mbqVt3fmw7NejVGFnf3t2bN+vMmzXHLg57uEmSqQk6JA31uVTozxtOtd36+mvNlHFPHv75NPeJEE8aX9l953jOms3jRk+1PNXK4tXLZn87Pfnj9sOnR70+fnL91TfgefPl91+B+NEXW4Lz+UdgewYuuFmDAsJX4Xv6AejegRDe5+CADEao4IMifmihhhh2aCJ/GSI4IogXwojiiye66GGLK1I4440sy</text:p>
      <text:p text:style-name="Standard">kcjjj/2uKONOu4npJEbSlgikTlOeGSAQ0LJ4ZNKkhhik0hWqeKWPCb/ySWT+/2HWm/h/fhRSBdN19F0B01X22y/+QYnaZ2tdmduuX1G5nHdgeeabK59JxtE7Om0mT1bxCTTFnfBmV1EFLwwThBC6XMUpph2AMZSCsRJJ53T2XOVO31BFg9YROCTBhVxlBFHGu68U0YZabQlgAYuJHDCYnPUFJE9GzQQhwUASDSPWmx9kA9EG6wwKxFuMBGAAjQNSJ101fFWG0jN0ZYQmxklJJ5GUYHkHWa0nXRSdqHd6S68Kcn3X7r16gmpcKQBZ92cdepbnUi2NffpvwTHd12/yd20sH57Jnfsd/Hq6W9VssUmnG50Rmwvxgjbee+gGfu7sbvIyavxu/iC/9YvySqfPHLKIa+MMsgYzwxzzSZ7rFrOHbMcs80vY9ezdz8TLfLQ9cos9G5A62y00kHv3PLSUzvtM81RP521xFjjrLXXSXddNNcck/312Eg3ffTNYput9sdgn+12yWGvLTfcPOPd9t1p8x2330wD/vbfegduNduCG0644lRLDfW2qnkWdd11GzzueeV+q6Rz2DYUnefMbbfuw9x6NJmbnYsu2cDsfozaYDc9seg/NRnum0BelKNDpUNl+rtMSS2FF15tMqSuSaQW+wRaT/SzgQ9EuJPGq7O+446ssrYFFjohZMB8PB3JexUREvgFUbKCEaTABob9A2sCSmBBEIh1Cv/I74Av/tnyROztn2+gUAIqiL3GOJbBX5kE9ZqRJXBz/wqOyY4DH/jYh37iCli4RGe8DYZOIVJpz7e6tq0GHeteXprPfw7FpRSWTkss3I4LsQTDKBVKhlZCoQ1XmMMTvvCG6emhDo0zQyoBkYc7LJKGVGhEIfqwf0d0UhGRGEUoPjGGTAzicYYooSlaMYtNrOEVl+hFLGrni0lsIQ3PqEUFcTGNbSRiFd0YRziGUYpz3OId2ZhHHNaRimEUzqGmBKMzfW4jhcQW6KACqu6cZ2q3wVO7IGmnyW0OSgusmGYgcqhAsmR2RImH5ghoSA7AQAdx+IfvgJepTd2BAzf51ej/ZiNJ05CqLxaRyARqEK0xwKCXvvQlEgKgAgGEJQEZUMET8gGnqxDLL05J37KcMo+utI8ARLieBFDQFXRFUG4HRBhHpjKZcJFTnIaEDEdiVibXpaxm8drcBC2GJYbZ7IEFYxk+I1Ydk3gLn2YCEelieRuGGedQ89IZxyLHGXp2U2Oi3BsD8wRRj0XScqehqOOQE9GKqmyjGc0XRq+GqJCyzaMiveicOCozk5aUpBNN6UdHCtOTOlSifmPpSx8VU5TqlKY4valLgTrTlg41p3VSaT2DSrifLlWpFq0pUjXq1I5OdaVVTWpRhdpTom7VqJPj6lF3ClWxsrRg8nKcCCHF/69zUSacFdncNzuoQbl6boSli2u53HpINC0HcwKEGGAvM5h4bCEKRHmCr4STn5qkgBL+CAIqL6VKTOljU8OTCPPaVBL7paYfpDLfRJw3ASOIJQODOa09BmsPBcwDV7q6wGIYs5BkFas00OwHPBgzkK7goAT/oEL8DhDLKxHSeOdUE3XO6dfjjYuzAjMXdMOp0AL1JnWSQaN8isTB7WrLOsTBTSRtGl5AnpGFDPuQRzx4rvvFCU16TeN41pQw32SQuQOsTX0Ddt9/yXe/vOkvxehb1/nid8D+VZ19A1xgADvwv9TZWZzyCy4C8/fBFHYwVCAsYAbLScJ6bTCC9avgCv9n+MIhnvCBPRxRfqlYwwu2cIoNPGIMJxjELTbxjWPMYRCe+MMdlrGNgfzjHbNYyDzO8Yx7vOIIG7nIRGbykzcMYwuHMkLZ/RRDw+REfFUOgAHd0HUF+la6vmmzDukPWw2p14CFs80vaYoy30AUmuhLZDbhwAuc4I7JAk8fRwDDCwIwmD25+GLyHBVWbBk+xuCqAgmA7RwSW5OWAMsecLFDW7aQD/DZo9H4sOVloNkR1eIltWpxRwGMRS/kEFSjVh6JTvRJMzLJuoQP+m6sE7jdNFn3uRtMZHSba+WHhZkqyC2zAG/y5S8zMHKO3G/q9Is6RKaOYNwtV6hC98GA/vr/zA/r9nIrAu40H5va4S53tsitZnOrW67b/ra2vd3WeJ973ekW6LjxTe9259vY9v6cvMW9b31rNuDoBni93W3wf7s34f3m9sD9rXCHRxziBaf4xfldcXhnnODs9vi9Jf5wjn9c5Bufd8dNnnKLl5zl38oru6MDOoURjNBCSpgmuQkphppmY3mKjZz8Cx4l2gyMgRKNCruVXkMWSiK0iwJIS7iwOZAyBwaILJ8xlQYbLOVYNQyvEqetPGNdpinb6EIE3CEBOLgkXLZDSzy60AC1H1OZzIGe9Gr7kNvCQwUq6Mgrg+UDd9QWYfvKUcObw9Yyw1zg9NusQi8YbBAfrLoe/xxk5cfcnsQDm4MSh3WTIOnz8bK6vPMkFI+RjcC+zvVT1I32iiP/JoG+PLm09/U+A1p7Rd6e9bknNu5bB3zfC58yu/+98YMvbN0rH9vMJ/7yh59e3n+++Vc+IPSdL32GX3+As69+9rsf4O8/f/rI17z5i49+7t/V+7YHf/qjn/zwt3/87y8/+3sff+3Pf//iP776YZ//1R8Ayt/6eQ4BWl8C0p/+5R/8OaDMGRLyLBnFWMYl8Zx6WBT/uIeYERizcQuvlRzmYFDnHB/rLN2EuRlpRAHtgBKC0cY8BMALvADvSFbWoRIqHcEVrAMMcECdKNvw7VygeNbcgVZkPMQ85P/SDJQBC5gBRCiTPeCABowBFjyBAoDFYYDAEqjArySBD8zAqhQLm4iaPZiACBzTFpSaCayAFaTaYOwa9THSaAyK7l3UySjWX4WMxKxT4k0cOKkXmSFSgdVUgO2M5/EMEC6b9O3Ls1GgvW0WnCSSzFXZ9EniQbgfd03gXBmPJnZegombJ4oYKGZidm2ijI0iXXUiKX5bKKJYW7Xie6kJLFYgSaziK9oiKnKQKqZiKc7iLupiL+KiLApjLfIiKxJjsHFiMBrjLTJjLnbQL0LjMgLjMTrjMFpjMVJjM2rjMypjNXLjNYJjNkrjN5JjM7aX5F0bAvIJTK2TxNGH6OGaBOn/XOUkEPqBXg0BCgB9107kS+OZWXqtBEzMmXLVVzwkEwcgAQwsAAZcUxwEwTs8ZERCpERK5DukgQE4AT9cFratmuLYCaLxBdk1xUPYQxesQKwQQBY4AQpAgAhUAD4IRk2cpKskgAxkQAkUQQUQAAEYQByAGrKshWD0g1oQgASMQQ5AQA1UwDs82mLsF7TR1akcnNJJ4Av61esFm8GMEwLFIeZxJZQFYh+KGOLoo3hJFFraTDyZVwBNW+tdWXXNHHX9YYkRIj+9nz+lo7DlJTrtE18CG48t0vf95WDaJWAikLoU5pIdZs1VhmJCGGMSJl4a5mPiXGUK5mQu5mVW4GYm/2ZmQmZnOuZnWuZoYib1SeZpUmZpcuZqemZqamZriuZrgmZs3uVskuZtmqZfqmZusmZvuuZuwuZp8h62OeIMjdPJtJr/yJOhVRSVaBHOvaO/wN4hutnjkYtvFgxCuF1zSVdqDaRMQB3ogccTRoQC3AEMbKR6rid7rucdvAB7egGF+Ni2cFRjjJ24/IpapMEy1EoaxMFDJgATUMA8TBM87CetvMOqtAMLQEAROtMcAEZbdIRavMP1YE8ZBIGALsbXvRN5AWFErQvMadxx9ZPSZUsI0cugFBRykA7YYcl3mY09oheAHMjo7cnq3JMjGZ6O5qUDxVFCyWOZlMdT/UY8mv/QlSnnWSapPB0pkzJUeD1p/viclF4MlZaOkkYpljbpkm4plF7pdmQpmGbIl+JJldLjn5DplJqpl65pnpypk7aplbJpmHKpltZpmb6pnKLpP4kpnarpnOopnrrpJQ1qoBYqoPIpnHapoSrqnsZpo0JqokpqfuQpolYqoTpMpDLqpHIqph6qpnbqnYrqmGIqZyXnWYKN5QBdcd4lmPUo96XbLKpeJA4bQDped/qlItkhZ3ydPazEE9TBJxFJfbmENJFSer4AHsBnsvKDssLns24kDKAnB6jANnRk/syNbdDSg56KQMaDFEIBEaTBOxABAQABCpRFbtFET9SAARBBGVD/gQSgQQBcxTsUXlAqC27hgBkKARHEgbn+wxZ2BHTWjzoqV18qXn6a36nc3L+9Y3+E0InVH8XKSbSFoCkWJrPBIEKlalqaXjy1Gsp94gcKYgdi2AfFnmx+IqwCm8R6jMsWWSQC2CDaD8227M06m16+F85OWc2eYF0K2Mz6bM8G7c/ubCGGaM4qLdHqbMK64tE+Lc86bcwy2dAabdGyLNUuLcxy7ZxUrdDabNMyLdZu7dh27dl+rdderdaSbduibdm6rShm7dyabdzC7duqbdqyrYgpEuTx5XGOGeiJbOk1p03ZY8lu3/PBYgha5cAsnYjKn9ttJ1byhCfJhO34LWho/8Tb9Z0KpIDffa7fga7ofq4CqAA8sBYoCq5ZkQx9wVKACMRL/BVXaERrOE9LoIVLzMOhmERK5IMyxcO1souvaNojUifUBi6tFSp2QBABDc3zqiXJXVvKmo46ch4lNuIiLUcogs7hiZmAXIkiFqw5rSwwhtnBcuXBjs76Glv7Ri533dX72qZUsm8gyu/92m/86m/9um/++u/+AnD/wu8A0+8hCvABE3ACG3AH4W8AK3AD8+8CIy35MbBxSXAEI3AGQ/AFa3AHc/A6enAIg3AFU/D9WfAIo3AJS20Km7BXuvD5ScUfxirCIe9rrsx0LYkTtRqoqqqK9tB8QRgQ/g+8LP8OzRVd41HHS9DONoQqJMJQqTnIRUwxRdjOzATN1kwnQ+SqQ+CESyAKGB8PSZ4KvKVGU9DPWZVGmE0gCLWT2XBSP16pHcKgwxjUz2YM/hGYvYCv5gkgVZDeLKEpG38gVc6qWMacW7Go+MFJoJ7sY8AHLcYSBq7eoJaRBy6UF10yajCRJnOpHSsYplryfYVyAHXyJF+OmooyKGOyKsMVK5fyKL/yJ7vyJmdyLNdyK9PoKZuyDfEyJ9+yJwemlOZyn/YyMO/yMRvzKuMyLC9zMFNyKjczLT8zKpPyLOuyMk8zMjvzNmtzNmPzL3PzNxdzOHtzOYOzLbOpEvExXNpqr13/b7jJ7IgNUOT9cZctTQAZSjPLVNwUWH16xiMt8bBKDnhwzHfazo/eRkS8IXIxYuuS17xZJUpYhps1LHeMKHOJxF8pLBzG88ueTl86VEXbl5l54g6fpZL23ECZnkd+hqEpYvhGCcUEKVqe86tB8/hKJ8f6cQGlKhuHbCbTjaSGFVuq9Kf0tDy+zFaxqFEPFVPfzFLPY1NHdVJL7M9JNVQT9elNtVY/tVJ3NVZ/9Vd5tVUjNXNm9ViHdVm7tFrjj1kr51oXNVqLElm7NVtXtV3LtVjTdVsf9V2f9V5fNV77tV7H9VbPtWADtmHXNWEfdmC/dZMudl879WRTtWLntWNL//ZgU/ZmWzZcYzaKPNSNkteHnvUntyr5etisrrbRcuX3jrSaUa7mmvRyMgxDB+snOV8s9s9FtATvOsVd4BZw48VBAkuJmuO2mIh1HmEZ8Sogwlyx1ZDrgKirOjI63pvConDDLl53gmVEN1ID4Q50rXHY1s+LwbNmCXMj2jDjoveARRn62p6LhWM8E+KOZWXQFpv1wayV3Xd/T5l+hx9/W15+Q6d/E3iNGTiAK3iBc86Bb96CO3iE43eCS3iDUzhZMniFY7grBrj/DTiEX/h/iziCZ7iFb/iIo3iJd7iGmziH+9iJu3iKy/iKw/iLh+iMs3iM6/iNg/h+x185EeKOzv9obGsED2P1ecl0beQT/oB3ePxwQ8Xa0B0doBgfAHUYT5XQG17uPyDWVEjS/qCjctnumaE2eH2s5HGnzTlu/5WTMl5iJWrOePkc0NklfaHq/qzN8kI1J8XTx9lwv7g38jamrd60oN8TocNqm/voc42IOhpi51WveAO6d7bGuDHfpQNfpiffpo9Zpx/Qp1tvzGn6vmF6qZN6xpl6qqP6qHP6qbv6qsN6q3v6q9N6rNv6rIN6rev6rfN6rou6rLJ6sMv6sON6sfv6sQN7Dav6ryvZxQr7skM750n7czN7sjt7dFl7tMt67dFwx10snCc0KiuQHpL2xwZqSuNIxNrT62j/qutaTp15KKLwFUJIhKIQxRZ8rb/lnE4QJ+TK7nZXu3caSKtOOZMAVgQxCGpzLFEf3wLCzOgB9l9VDBO9DHcrHYgL4EdDe6FTsiYmYw0LvMPmdKQfuqAfm6T7+NJ638wts6VH+HwNplUPYBArYM0zID3bfM7jfNLy/Mw7YM/T/M4LfdAD/c+HcNEj/dHLPCUz/eU4fczj5dJLfdNT/dNbfdSf5tRrfdVz/dV7fdb75daLfdeT/debfdg/7tirfdmz/dm7fdrv5drLfdvvJV/puMretEj/+SRCl+u1H+kE/rAlrXtPZcBFn6Q7SecYktMNq7mrFUoUm5Q7bz6zsfVp/0RP55wBBtL3Bvwmxle4pUscP76bDpejO8cTC1x9GSToe/sh0+qRk7UQZjngU+x0lx4LqTJUOrMzk/yOkE7PHSl1J4lzYhm6VM2QiteKrl+ZLr8fNz95Pf+aOj+oQH+fVP/0Rz/2zyn1U4z1Z9L2H7/2e3/2Xz/5c//408b3o975i7/5q3/5g3/7uzH7wz/6v/8jx3/95//9y7/9A0S8eQLzzSsoMB68eP3i2ctnr2FCiQMNVkSokKFDiBAVKqRY8OBAjA0fRuyIsGJIiRlLcpxI0KLIhSQ3SvQIU+VIjSZfpqS4kibPmz4vztzpcijInzpb2kSptCjLmic/xgR61P9p1ZxGm1LFuZTr1J5QZUoV+tQqU7FJ04Y9qxWsWaQRdxqEWBVm3pgHvVodWHNjU6wQMxpdOMceYsWJGS923Biy4n6SHy+OWBgw3ZKTNyKm+fgwZLqUE3OufHehPYNP6v1zHS8o4cuh5xS2qNAlaod/ET88Xdty5sDDEcomihskapm4G3rGPPMvT5mdGc8uzFBqy5Aql0vUHZHoQIbRNXomHNw53diGr6uXXdO0cM3y4bP/HRn/afb73xu97zg+4PIr7b8BaRPtPe0AO20z62LTT6OmsPOPwNLcE6ylyp577igN1eMww8g2vJA6AD8ksTkRTwQsRBPrY7HExkaEMUX/F2ejMb8Z56tRxhV3zNFH4oB88UcPiRTSyBuLVPHIB5lUEskn+4vSximdrNIwKntsskMps7xySyjBlCzIMS3kssUwrewSSxBjJBPNN88Uk001v6wTTjrTzHPNPefsU87aysTzzzv9FLSz+HyLUEgFg8LsIQUXFbDAAvlz60jBLh0uwwBNC7C66uK70bzRGNOUvs86e6IO1/7Zhq+XbjLOO1NTXDS0FNeDtEJK8ZvpJg6LAwozyzw1L8+MFiupr55Qyqu9CRcsjzMJcwW1Oc5sPVbGSkEV8KyTbhLXqaFqJa494VCV9dlxixLv0Xh13CndePtrzy73skILJyJ/kulf/4LQ1Yvgj6zsDq6r1ENYqViFZfi4O4vyqOGy9IUYKp0WzqpihWvC+DaJQXb4Yo4jftjkjEVOOWSUqepY449ZJjmzkS2ueeabN3755JJ5VtnliWBe+eeWfRa6Z5yLpnlnpIE+muKkm476aaWdNtpqqrGe+iumZV5a56+v9hq8nD0uG+yzUUs7ZrTHDtttrcle+221i8JZOXbx8stZq7BKt8HB3Ku01xwJB41IXrcttXDaqi2vWxFBg8cehuJpzbUt1A3sJ3rhRNQ585Jj113yHK1TVdJwxU878kyN9NcJXWeUJtgVJHx1HtFrNN+7Dhrvx/Xu3XW93vUVNjNpv9Jru//wKj4d9tha57f0d60H+Hrm8dqtaxitpdtg2zmti93xa69rqxFR9in6VJVrWHD54GpfX5nZj7/k+9fFWX/3y+6/fhsDoP/mhz/+wW9/AkSg/96XEgMq0IEJtN8CAzjBCDIQLcmR4P8oSMDubbCBGsRgAUGYQbuUkIQj/KAKB1hBE9IvVSl0YQhPyMIOulCGHmxhDFc4wxc+0IIi9GEOcdhD/dUQevRykGyUx5DqPfGF95MejjB1uhONKGrP2ksEo+NAzczuWVaSi6Oig7l/wIZc04lUwCCHK20hSHQ4mtSAehMjMZ3QdLEjDY8GJ5o0Zm9vdKIQj76HrF9BJkRzPBz/HX/VHa+Q649h+56h5Kc367mLiSgaXrSWOJMmKok5WEHY8mroSS0Csn0l8Qt3BKakURIxb5B0ivJiWa5ZfgksshzJc3Jpy10K0Je35OXEgknLdgXzl/ZDJrGAqUtmKtOZyfzfMqVZS2cas5eyxCYxtYlLbtpym44EpzfFSa5wUtOU0FzmOaOZzmm2k53rJCc643nNecLznvIcZjmF2Ux9+tOe+6RnPgMK0GIS9KACxadAh5k37JkrkBDNy8CmZEX6/OdbjCSNpZT4yWndSk4HEhR2FvmYfgyENa6CTfL4OCHgfYc5xtNWRh+DqumV8pG1gtesSJUZjUlRcfXhZLQ0/zS5oGQRXqX03HB2x59JIm9dxhRSBdv3G5pKzkL18iiFiqpRr5YUcjVlKYz049L9KIt1mcwkWn2FIdq96XEg9JBU+2giuk7LrhLDa4/uaqq8Is+vfNVrYMnU10CZ1X1zHexh3XlRFRlWd1ldbGRHOlkgQfayllUsYBmL2c3O8LOJfaxmR8tZyiK2gqFNbWlBy1rR/rW1sH2tYE2b2dqq1rGyXa1uc0vb2NLWrnVM5fiGe76qftVwvZqpktwUvMSR6FBeDc0cHxVHPiZoqlhpCEO2UA82tAZW85iDeOEx3sqIF702UcxS1juH8jaml3tTTHnRa175Bowt6/2Ke80L3//xomS8rKRve+s74Poe2L5gte8xPULgBPuXjgiWcILJS2HzGtjCGB7whi2M3JJOGMT9VbCHSaxfv1w4wyLOT4jrG2ELI9jFGIbxbwqM4gq7uMYVFi+ObczfHdM4wRz+8YqD3GMe69jH/0GwkJVcZCQfOckDhjKTp2xkIOc4yVV+8pV7LGUuI9nLRMZymM/r5Cx/OcoqLvOY1RyZJVtZzF1us2PevOU4g3nO/mXzkNcsZz672cxkBvSem0xoLZ/5zmn+M50DnWcH43nRevZzoSft4hUL5MWZZnGHR3y4Tdd50qBusYInQ5E+S3rQmg6yeAUyD1a5KgrpCZRY/kWWYZX/OHazqd5VLWOuUNaUKFi9blQ1OWJbgiWPkTVhrZprFq1uqrGXEhavcW0sMaWr09XWNp/sRVkEBYmjdAr35iw1bW8HR9rh1qq6mcvue7nbPoxk7mXgfZ1601vewztPvtPN73X7u90Af7fA432fee/b4PoW6SH7nfCGG0jh1D74whH3cAhZnOH/drjGIY7xinP84iDPeMA3TvKOi/zjJg+5ykc+cIMHbHsT39xis73ITQXOR1DtbbaPiXBRrfwo0bOcPRQSjznUw4xIr0cUkM50py8d6k+POtSn/nSpU13qVq9606fOda1vXetMj7rYw451r3dd6WQHe9edXna1q33t/3D/ehSyzna7v33sdjf716me971zHfBVF3vc0372uQMe7203POHNTvi6l/3vbt/65BOPeMM/nvGHl/ziFU93zlt+7Y3HvNyVrvfDB970eu976uuO+taffvWvV/3gWd/42It+9qWXfetvT3re0373tgc+7n+ve+IL3/i+R37hlQ/33lu++MyH/vLPHvnAD7/510/+9J2Pfe5rX/rW77v3xT948ld+/Nsvf+HDj37zq9/97K9+/F1//O7Df/Hpb3/+379/ysu/9u7P/9zu8STP8xRv7zrP8RYQ9xYw+5qPADPv88TuDawO78Iv8pQP+upA6d6gDtigVbzLu6LgA0uQDf9A8ARNMApQkA1WsAVT8ARX8ANl0AVfEAVd8ANZ8AZRsARx</text:p>
      <text:p text:style-name="Standard">EAdT8AdZMAdnEAaHkAdhsAZ/MAdX0AeRsASfkAafEARNcAmR8ASFEAZtEAtfUAWp0AaJkAtjkAelsA5m0AxBkASnUA3TkARl8AylkA17UA3rIA3pMAuNUAuDcAiT0ArJsAfJ8A6B8ArR8Arx0Aj10ArFcAsNMQvrsA7tsAxZsAbt8AahcA0XUQzP0BGPcAeF0A2nEBID8QdlEA1VUBIb8QjrkBBHURG7sAXlkBW/sBJfcRUTUQlpcRNj8RbjsBY7cRffkAltsQhxERaFMRWBURZd8Bdp0Q51cRh5sRn/jdEVc1EaZ5EaffEZkdEZj5EZgxEbufEawXAZw9EGx7EYv3Eaz1Ecs7Ebk7EVrVEdy5EdyVEZ5zEe6xEc7/EdNVEfZZEfe3Ed8xEg5VEgoxEd4XEg8TEdE3IfiZEh/dEhDTIgF1IiCZIivXEiPTERqdAP1zASH/ER5RATR7IKFZEQsdAPaXAOQxESO/IjIzEUdXASAzEGTZEIRXIPr/AWWRIZy/ANvuu7kM5VkI4DOVD/UK8C68EojXL1lLIePFDpmPINjG/1prL+ghLqoLIBhy8pqa4rS88pUa8OppLpjLIsrZIClQ4rKdD5OpD92hL03HL4wJL2ONAqmZItxRLp/7SSLEtvKsfSKP8yLu2yLPsOK9cSAKOSKqPAKomS68wSKeXP+RqT6bRSAJ9SMvey9PAS/GzPKoOSMSHzK6EONMNSMJOSKY/SMcMyLNWuManOLrNyMTXzMUuvNCGTM3MT8IqyNlkT6sbSKQsTN1fzMQVTOHszNc8yOJ1yOH1TOTnwOH+TOH/TOJkTOY0POKHTOqXTOZWyOnmTO5PTO5cTPAuzO7NTOptTPNEzOs1zPb+zNcPyPckzPpcSO+FTPe+TPvOz8NhzO91TP7WzPOUzQNPzOvsTPw+0OPdTQamTQcOzQNuTQBH0QQGUQgW0PqfzOQ0UQi+UQy10QTGUP0P0Q/8nlEQl1D49FEU1dDxFtEE3dEXPM0E7FPBeUwT1TwDvsukasyspMy5JrylFMzNlcy+FFAC/Mi8xkzbhsv+akvZa00eVlDjTEikLsy+R7rtaxTXGsjJv1CrJcio9UCs1cyqDEii7dC9JkCyLsgKB80tJUCkZ0zsBswNT80tpM0wB00bD1C9XME4/EzP91Cn5FDjJlA4Ldem+6zX/UkzhNDvvFDOz9E7b1APP8lET9UYllevIUlH9kgM7tUe9cunA8ynhFDPdFFUH9Sm5FEvTLii/1A5HNUzV9FRHMFIxk1Fx1VFDE1Jn9VNXM1dxNVB/VQQJ1VY5VUn5VFgZFToDMzD/b3ROadNNN9VKS3VaRfC75HRWO7VTg/NVh1UtM1UziTVPBw8q8zRQv1VMcTU20ZVPkXVRx9NdhdVP43Vaz5Veu3Vc37Vd01VKT5VflxVT7TVg33Vg/VJeV1Vg6xVh77Vf4bVhCzZf/zVX55VPGdYtHXZh9RVg2XVjKTZh8fViObZiFdZgMXZfPfZkSTZkH/ZgM1ZiRxZkNXZlZzZm/ZVgVXZic9ZicTZidVZmedZkd/ZnexZiYRZofRZpjfZlU5ZpUbZjn5ZlaZZol3Zog7Zor1ZpnVZrj5ZrRdZn4bQFh9Vgy1Zh+5VYY1Ns8ZRtk7VVsxVQ7TI2hbXpspRe9TRa/8lUSnnTUSFVU90WUBUVb9EVOEGTS+/VMV/1UFXVKbN1L4dyTsXuFaMVN6ESTqk0cum0VddUMXkTXQO1SLNyce3WbpPzV+1WbE21VsWuPKGSDk91V6NSUIlSTSFTVU21b19XOieXKRGVVu1UO0e1cWVXc/8yd9cWb0PTVNsUXIVXRx1UVtVyeYkSLXtXWuPUMX/XeRW26X51ca21L3U3W4uSVqM3dh0TUX81dcETNX21ebFSBIPXe/kyTnu3fB1VeM3SPiswKAFzesc2ekWQ7Oi0Mg9XMbn3bFnXeS9Xbut3Myt1br/XdVU3c5VUgsk3Nf03gpcXgx94ce+Sgx04Kv8h2IJD+Hup94Np11lFGIXhFIRX+IQr+IVDN4Y1uIRhmIJteIYTOINJeIcnuIdTWISB2INdWIVpOId9+Ih5uIg3GIeD2IiHuINHWIgvmIVleImJmIqj2IprWIml+Ip1OIunuIWdGImh2IyZeIvTWIvL+IbPuInfWI3d+IfJGIvB2Iur2ISTWI+fOI7rOIy/uItzeG/H1IF5s1k7kIGVVFCjWFYxGCol9VCrl3GZl3nZVHXLEn+3108XN4X5F1xRV2FrF38HOO0SmXNvFC/5NpUN9nXXVCuH8jXhN1QZlunM1Dsv1y1JU4HzFEyXrlJbdW0xtV8rk+yQtVDV7ltb9ZX/9VRb8dJ1BfZa8ZZsgbNa17Ur6fRKdXUt17JRtRMo6dZLd1R3lZU2DdMtXbeV1ZZVsZJYx7NIufhcD9eSAfaWuQ6XjbhTzZVUp3V83fad57ZS3ddxB1Uqa1f3Vhl0MbWA15VKyZdd79SIsXloQ3OEvZJUv9VUqXmYA1NNL3dM5bSdV/NVqfRMM7Z8OVdOsdVc61eioTNwW3qSNROk31amU1p4V/qkxxWna5qlUbpQVTqmgfqlgdmmiZqmYfqoeTqoc3qombqoddpWoTqpjfqnqRpcpRqAYbepfXqnuTqqnxqsq1qrb7qrlfqqxzqrxdp4z9qqv7qtw3qp1Vqo5zqu/8marV0ar+1ar9ear2far9P6rgMbrvu6rgXbsJ36r3sarQsbsA/bsRn7raearhUbsR/bsk86S1e6diUaTOU2hGE5XC1Xc9HUM4F1VfFXMEvVMcX0WudVdXvVi0E3kgOYpmsbfKHViJVzXcHXWUu5gQ9aS/9hknG3dIV3O3XbKMO5WbWSVSs3o7cXnsEVkeP3Ri0VWkeXnLETe107TYOTTRe4e02ze9F1oxl3BL0XuTGVmS8afsG7K4eZcpGXmNuXbxXTMvs5V9nSgOf2FUdz8Dz6WZnSne8yldnUo1MbfesUubtybH2YVEnTWiW8cn93XRFcK0sThWW1S8sTkVcbvP+ps7nH25ud13O7tFoLT53H1bdZPFApE5Ntd3yLWnHHU3IDmHNr3JqF2a11/EpnvKp9nOqAPJRp+MdxXHiF/MYlW8l5nMaNfMiRfJhXfMl7HMqr/MnP9siZ/MqdPMi7XICtXMujnMvHHMu/3My9vMjTPMyznMrVPMfBnMjjnM3nPMnlXMrJNbzPfM3fvM3R3M/tfMr3HM7vvM7z3EsJ/c/7XNEFXc9tvNAHHdIXnc4DHdGbPO2iGS0plzl5dJzPm4Kxskwbt7MTmQ6jOS01Wcvv2UAnVzALd1elck4veTnBEjpJ11N982CJVZc1V5h1FVGN2m6TrrWhtWd5lexwOdP/EbUxrTmcDTXXdVeMK3BWl5TZzxJNzVOANbU6x7xYrZQ393mz7VM5jRqCQ7Vu35Z6d5S9pZeeO71QWXVTN3XAvxuY/ZcyQXV2LTWaFRmiFfMF5fV7XX2qAfi8f5mXPVeAkXVztZs4ebTUUXvH8bWBEfZJWTeSKdA+1ZVWk/JNRxpab7jZO/m6J/zDh5fkV3rE/Tt6PZm9V9u7lRueyzyZw/vS1z1/qzfLa37mxZzna37nKRno0fzndZ7ohd7o17zoy/vox3volR7pmR7qnT7p6Xzpb77nez7oqV7qrT7qsf7qaf7rxZ7rwX7sff7stz7nu97Qwx7ty57s197s4f7t/+U+7vuW7Ts67Zve7use7+e+75982C/5XNlS53HXc7lU3F3VK590Vc2Z2tW7U5Wanav9NT8aLPnVhZ/U49WXW+Vvcrv0v8k9dPf7p6s7XFNeYV2lW8VXl8cd4BkXoRP3cpX9lDm8tEc9LU29043Y1AVTkm91erd3s5s3hE07th+/WNM9eK3znd+7rfPWTzFXbW9/1hF82w16eGX91rNXwDddNv+ZUPE11zv88pcSUF/cOkne2hV2Le3UNu89ToddVEn+1UfZMv85nP1UUZ/UcQGCTb0o9erViVLHYEGFCRMirPdGIcSCbxBWrBMxosGMCzW+aUhxYhSNIwcmnPjR4P/IkwPrCXwosWTGkwIPQrRJkSBGjBMPCiz4MKHGlht5qvxpUuFQgkU1+lwYdCLQgjudRkEadSnVj1axgtTalOpVqF+hbjX6FGjZqWGPklVqtm3apELjVhXrFS7bu27V6iXKd25Wu1zxvq27t3BfulIBKxa81jHasX4RS+56uDHTwJQZg+Wc1/Lmx50HJ54cWvNZzJVVyy0deTTqzJ9Jp649uzVu1p4J5+59mrfpy4Z1+xYee3Vx4C0jnozINCXInVQnCqzocmH1nxZB1mz6UOfA7yGJwn0OsnrD7gurBoXpXCEb9oh/4nz6MmTN6BR57r/pF1sojZcdTD2F9E+CKvH/lNJCWFkHEVM9WQTUdRJmN9VOYzUYEkHkZVfXT9AdiGFhJEkVHXwAIvaQU3CJ6BCI3UU0H0stOcRSStehxBRSBLbYGIAg6hhhQgIdOdCJJ2rHVknNudQiTT3FJ2VVMfKEo0hucUddkUOKdBJ1J5WEFI19LYnkRTpGN+ZSXGn4nE4EjYghgTfRaRRDUNrXEYMicTUngQ06F5VEDGF3EJxP7iemdAc+11F2fEJnZnocxncnfOJRWFBN2KU0Vn4VaufpnA4hKWFnQ5pKoKh2droRq6Gap2qpAM6aqo+2gooqVLrGemuvozoILK8F+kpqsaceOyysGMkq7KurBsustLsu/+tqrcq2Suuvz1KbrbefYtttst8aG66543Kbq7rQVqvtueS2S6y87CJb77q44uusvtHG6y+84r6bbr4El2swuAj3ezC9DCvs8LToLizxvPxWfG+zGLNHoJEqAcVRoB9tFtNdOg2FYpB1+ddneO4VCZ1DZspUHmxSzZRkhEzGfKNGOxL7oXOgxihVftdRx2idbI5800MJ/oOiUBSyR57HQG6l3puV0hnpWB53KPWV8n3M86YeJwpiTiCtVJRalH58bJlMkspeYf8RmuVLz4aJd4Eydx1gXEOuhyqSSJ5tHnZcojjThbACKHRSKF+d9lQ8Nw1y5UUx5aTf1dY1WpRj2/8YknQuHtmjdmN+rdLb2q10UWssdVlyztDtOJ/OlkFINMrYhcRTSQ/VSCuV2mUU3shhV1c5h8G3d3l/ac8MfVJ9Tv959AB+Rz3WBm7/onnB20hkiOJrXz6EEo5/POLdb2S99NxnHz/45q+Pvvv0f5/+++xfPz9X/U9+4cNf/fq3P/LpT4D5wx4DD7jA80HQgRLkXwQNaEEKYlCBGqxeBgNYQQ6CcIPt66D3RFhAD6Lwfios4QhbCMAUntCFMoTfB2s4QPupT4VDKRN/0oa2LBVoJidCy8j0Ziy2YQ5KwBsK4uDXIPEkSnkkQcreWvKdhgDKfF5KiquShLaY+WxB1RP/nEew2DZiledpJuFImBrjkc5YyGpSU6MAJdXGMb1lRytz3aMglx3fvY48imOLmpw1JfHAqjuzilSGMhejyDFJKEYJVBtXFBURFchTcUGZ0pjEH0+lh1P0Sd1YTsY5LK1IMbZCYxaF9CbLHWREYvKcE0dGJRdZbpenXBuxHIcjQAUSX9M5YnumpLPbjUqZjrIRTMpipO/hSlFX9NDYJJS+nNUodqp045/0mB+mjQ1TsdSZl06myjvFSW09S2c5fxc7dJKzS/AMT1jQM6gUXakw+FznOe/Zn3yyU54Seac+2zlPgf7zLv3MyUABqk6HLpSfAfVnPCFq0IcytKISvehG/yNqTo9SFKT13Kc76XlQgjY0pPb8aEYnelKFijSmFm3pSF8604TW1KQ67ahNaepTnhYUpRq9KVFh2lOWCnWlJUXoUGX606Q2VaXHRKIW0fYn/XSIIbJx0A8RI6XA8WllTHQT3DjJEdXVSW+ItF2A8lMWEQ2vY1FT44AoQzUvGmgohwxiPZ5GSbLRJTwpgIAOnEAPf/gjsTqgR2IfOw5/NPaxC+BA7F6ylDxprZJ6NMp3hmdJmLxHlJ1xlFNMq5BAPXOHkLqR1+pGwT5SKIq1tGLpcqYnFU0xmi9DGrdwoiUzncWRP7GPi7oUWr/87qqvA1P9vLYiOBpSi3vJ2SzxuP+srzHImrmT1GzNgpZXzQd5qkPUjUanywPq7HAcsQpf58K825I1c3h0aDmlZ5b4UOgrnIqrdedkIOjSk0VdpOuAUxa7UTEXkM0JcBYHReAEGxjCCHbwodBTYZYImMJKsvCCU9JhDT8YwyFG1ocj7OE0gthyKT5wiRWsYhSL+MLSe/GEScziGZ84wyaOMY9h7OIc9zjIDdaxj228YRwXecgcFjKQm7zkJysZwEYmMpWZPOUCJ7nGTr4xl6PsZQZfWcpfHnOYV1xk8mrpeHncXKeANMaDQmlM+8HUhpKi2r9Vh2NRnBDh1qzJOqkpmIsEHaEeR6IDwQiLUQkrUQItoyv/7hI7bKQTkdpbBxgc1rHjaOxk6eFpUIMasYv1NArsUa8SrcculFGMPRVTaOGmlSg+45x0UqRfRw0IbgxC28+kqyJNZUmcpTUnZv36N5msmq+v07BdwThnri6SnQ+aUBzBNyNEfionhxuQMkEHvGh7LY4e4yN+9XltzhqqTmD7EtloQrJyV8dMrtuUmY7GzTXH82/DhtWx8y2eb6+bPo/u76xsghVvbsVJoouucJ+UOrE06pN0siJ9Hq5aRO8Wfg+qeHsuTvFHf3ziHRe5xE0X8ogvCOUlV/nGWcZLjYO85TIneX5NvnLq0rxOL8c4oEfO8pu7fOZCr3nQY85zoiPd/+I2XzrQdV70pDcd4kaHutNPbnWqS/3oWmc61zO+9ayD3eti/znWOR51sqP96jlfe9ef7vaxwx3mbz/7GxH3ElECjt3eQSN1kxWpb/EJd1BcD90llzaRwd2LbrNROq8HTfNeF4kR51AyRY4U4j0PU90GCWDnuheYwMCxOmCAAQjgBgKcngCqZ33rU996DBSBHuOAwRY4p+XNwjGY8z0KGyryhuJexWXZTKM2czuojnHK4uVJLR1tSF0VYejAg8nRgPReFyoRn5JEQmVrbxu3Q/mdabdei+N/x5hCQdvX5bESgPGrX39eUnQfKgtsXX1FcB+awlBMlXU2k0m8Iz7zFv+AfDM94ZVKx8RMjPdNpYFM/WFJjoRINkE9Z9ND/BEjnRc3EVhEsWQ1ZeVI8tR3HsKBGeKBGyhdCDWCIFgzTbGCucNsKnhNLJgyVjKDMBiCLniDJSiDH4iDLWiDPsiDIriDKUiEQmiEOoiEMXiEKMiESuiEORiEUQiEJ2g0QwiFV5iEU6iFT8iFjLaFVgiGXiiGJBiGtTWGUliGNNiBaGiGZOiGbGiCcfiDNbiGddiGjtKFakiHJQh8CFZQB8U6dyYhCTcqRhM/ngUYb+FWPUOIDaVFHFhJnwRXP2KIElZHEjE7ZRNRzPU73eVQrMMdHaIRbCQVT2EUH1FYTgAG70D/BvqgD68Ii7MYi7NIBmTwNPqAAAxwWHfgEoQEXz3CHhw4NfahExjxEeGlR8vUHLQjMuixV24jKImHb4h3SafVVtjkfB5BgdVENF1DaDjTfIESXuWnPDy3VTFxilBxRm1kTVK0YvH4Kp1DRo7zStHVan2HJUvSjH+YHgciJ0a0SpEUJ6Ihb/dxM7pDa+BhS/rmOLRUSL0GfOnxNSRBO4NDbce0N4OWIjICK0uyWt0oIH8YX6USfa/jRAZzkux4TAyzkvRlKCZpQyjZkqvykrgVk7Fyk53DEjL5PCxZkjo5k0CZk/nHNTjZk0L5kzCZlEZpHkipkkPJlFG5lFDpklJp/5U2iZU8SZVHyZVXWZVfqZVhmZJg6ZVlOZZnWZM+qZZB6ZQXIpZs+ZRxqZRtWZTcZJdNiZdziZZyCZd9WZd8uZaB+ZeD+ZY06Zb5ljetoycv2RnuUSWVczL99z/CRHjFNF83uS6RSGfq8pFqhIpwQRke8zaLEzm2JnKbWEtW0XhtVgdP81nMRiH8AGoEgItPg5u5mZv68A+wGAS8QA/88F6TRCSglHjpoUkCoAEukAAXMAIDIQBNMAMOkAFEhFyj5G/Ot0Qz0yUahmEDKDSzc0mRNCPJ80u1gyGlwlYrBh/eCCqpBWIRaE4bslsCV4zXFF7DNCJ341dpgzoooSGjSP8jqOk9a9ZO2HVetmNPPyNJ9tRWEgZbsuRnutZ9ndWOQWQ6TwEk1ieemQORoHcnAhIUHyokNsJWgWcVd4FLtzI4UUGfjHhZc2YsHCJs3kUdLxogMbpNy0KjBWmjM+qdGbmjghKkXoI6N3o0MDpXQ4qj1qOjw5ikObqkUCokTjqlSFqlNXqkQKqk5UalPSqkX1qkT4qlYGqkMsqjY3qlXCqlXlqmauqmbGqlcZqmXfqjddqmd0qkdrqleDqnetqkWoqme5qnfUqof2qogeqjiRqliDqoihqmb8qnj9qomsJgAIk8p9WdeBJcuxRo6gc6b7QpPNIRQOIkkJlaA8JFGlL/V5cEP5FyOduWfqqWNVdVcWBXEt0Iaz4SEaYIXeuZELQpA1bQm7RorMfKm7HYm0eAAfQAA3NAJ41EjrNSJn6yXAihnMx5AiNAENE5AwmQAXUAXKxinVzjgJVjfWSSjt2nXwFFStGlgGODeIv2OKs1nEvkaLTqJc83iKCUiorYfvExoBI3lHKzf2xBHhfyWejFPn23I/6HTK8Ec341meqEgUpxo7fSJXUoK/GqSXN1RiUYWMoHMwTXX/7KeGmigC4aSDiBb2FEOQWVqnJTHjQKM4i2M/FFZWM0N+uYYzw7N+m1szjLZoYytOxWtM52SEjrSEq7fD3rs2lGtE2bX0/b/7NCe7NM235VC7BBq7NZ6yNJy7VAm7NGC7ZQi7VLG7ZU+7NTu7Vtq7VRe7Rr+7ZSG7dpa7Vea7Zqi7Zfy7dX67d5W7ZO27WDO7ZuK7dnC7h7K7hiC7d0m7h/q7eES7aOK7UUOkXt2ZgMhyHZ1jahiU6cMrBolqTa93ytsT4Aqp1yslVDQ0RkM4xfMYJ+Uq0NlpBVpR6fm2gLtzkJwUY0O7JRwA/+wAAIMIu6ibzI2wLNCgPzQGN+N5fnmSX1ka3NOQIJIQAxMJ0ZUFzYA1wpmy+lmimj5FsUiHysGm4GK3g1072uekr6KR8u80sC+y3r21rfNVyGU5P3MTSlmpQXuv9WeBZ/NEok3YVma5Z9uBWAqDKJrqNH5MUlSrIebsQm0hiKOsguh4Y94qF5JGssf+RIwhU8W5oyj9RLtzWK6PgkRqshPCNJxDNX3CV+vDdojNlthbZJXHVvORnDWaSuH8JWeafDCIrDQjzBROw5RmzDmhPEBvbDPGw1PrzDSdnDQ3zDSezEU/xLUWzFTMx4AvbEVMzFR3zFTQzGWlzEWYzEZizFa/zFbVzGb9zFQCzHZOzFVWzHdIzHS6zHY8zHUJzDeQzISjx5d+zHhdzHgfzHYqzIiDzIahzHe+zIjEzIYXxMpnIhPrpt8VGtmQVPkSJXyQITcIV+sSOr6amfvTX/rwGFw2G1Orvbai1CjuohjMOlKBaRcX6EKIqDyzOZEWwkRaxCILRZvMebvMecIC1gAE6ABM7LV5yiTrGUO30EgTwhAMmgrc/5BhNgBNubJ1dmLJN4LGvygeazJJXyjEySsAT7TGXjaFhysnv2LTeDkPO8oflVkX8WgUszjaLysNwjWsvGiN0kaNgjypE2g9NbIiIaqqNzfMX0OBu3jlb7GKhFMfMzz/YHyiWkSH9jTGgzmd8TXexVpZViPZx0Xb8KRsn3Nc9UiM5ladr4FiPSrhoDJiThIhFz0/T1jaqy07jV02ErRjxNMT99qkU91ECN1O6b0xdj1E1t00l91Dot/9VQLS1PvWdOXdVZHdVMzdVXvdWp2tWkZNU+HdZBnbNk/dVm7dViDdZtjdZsptZuzdZzHdfgiNNrLdRwvdR23deVVNZ77ddUzdeEPdhaXdjIIo6XFm3GI8tC2TacPIyN2b8oo0pYxcnA0llwEz7</text:p>
      <text:p text:style-name="Standard">mlCeToiUjDD2eSx2ODb/dxB8V3ExARBfphSm6C1jfBDJh8gL0UMywiMzI3AHL3Lzu+EagKCDXU8sHUr0kcL11IADdTJ3MxXxy09KfRJxisR3aCZCUhFdao7p9FaJYwatY01fHtWK/VtqdubBK00M5J04DNIrOSM3ojCr0e6CpLWkNbE4tm1abQtLiB0+rllVwM/9rptxfiBI6kJRX01ZgdXSOCytpJkJXJfiw99MmdgG9UxHKEnq/62bK0jguKTrS+BlLxtNHngVyn4szmTfiE1ecg2pE1JXiQ7rihbdWJ45yLS7jLC6KNQ7jJj5xJA4+b7bjKH7jPz7jQY5yPE7jQm7jMY7kOe5VS95rSl7kQA7lfyflOh7lQz7lr1rlTX7lSW7lVI7lX67lYc7lYO7lZT7mZ+7jXc7ka27mba7imgrnLi7nTy7mL27naI7nJT5y2+mgeyZr4hmtSgGXhsaShAJXiodEXdqOx5aa50SQK5ej86xcgKFsrfqJXMU69dSpPzNbKgKKpaggoggXEUHMxov/27mdvMvrrM5L0OY1pDtqKg0iu8X9nHUgBtJJnRYy2o0Bw201OCu6xNjU0MKlsOCFeM7WktAMXeaFwGoW0IdE2In+HQI6N5XowuA2jWLzQ2qUSp4sROCGOAt2Xk/xcCJ31KwaZ6XdyglmWyQjNBz8F7vMeAWZ2c23Yg1NRgSUsdB0jX8m2rNdWvp4Rq47vtA3fVqueBJFjufs0ayrXrPckRQIzTQt1gKetZ3aO6y7tBpPaxxf8U+y8bCrWSL/8SQvmwAZikfr8RPP8hY/8hRf8hK/8hkP8ycv8ylf0xjf8Tfv8jZv8j/f80Ff80NP87rz8kSP9EB/9Dwf8k0P8jOv//JLb/RT7/RSv/NRr/MXr/WAk/Uo7/VcD/atK/Y5H/Yxn/RQP/YtX/T4O+HBrkTHYr/YPaJk9VmvhI3GEz9PS1b7RUAqR3i4xdhigyTRZm5m0zSRWLMEO+5uthhRYiBJ8zQQCXENUdu3zZuqrrzL3MzKhdkhvDMg/XsVQSaGoAEVkADbahDeGgIZwIgGsQWx7yqFESgG/EjXlZQ4aKr9tMtcdEmkpUzLkRV1L3n6mpPkwVaTmfKNMjVa3rl6UjUrfZxM5IKaet4V/ZP19uGp22aLo2e4+6p6hfB+U67JDkdzVezseJJilCV4Fdnp7BqArRcCu3tAE7A4QdMgPbL7FP+v9oVhAFGnnkA2UQjWYzMwSr2BbwguHBixzpt6DikiNOiwYZ2FFgVOZCgwZJSEBzlWnPjxokiFJREqRKkRZMSRLkt2TNkwJMOWEW/GVLmzpk+YHnXS7GkSp8yVPDnaLJpzJsunRE8aneqUpNWlQZFWVQr0KNWtYbE2HWpWKtqkL6+uFdr259m4YN12HasV6lumdcveFZs1LWC6X//OhWt4L17BcqP2Vcw1MFu7iCGTXTzZb+bCmCV31vs5sWe1l7UeTMhwK8OLC0UmdF0xIkWIPDOy3kmbNcvWAikGjWKRYcLUL+sFj7j6uMbaOg2qZvk85/GQFDVe5Indtm+QCTX/ypb98ONy2bppa/fOsyR2688vUvwX/+hzl9b50WOAQN/++P39/wewAwOcgGGe1d6o7aaUnsvoJIJ8e6M4hs7QwIUESFhDIDGamMGBDBCKkAfkQlJpuvFOeom+8mY7jqoWUdIJQRd1E8g14airKLbi0tvIutxsm60j6Gjz7jnqeqMoNZlSPIg1I73i6D3fyCsPJJaOnNI5nqqrDUWRMkqwIem+g0ij9JSDSEkYJ7oNIohM0q664bZEcUjoRpoOwZ2mrLG4plyyc6Ub1wyyxpyCM2m58ajj6CHVUottyjRf9NO3Mq1sDTYxgatRthG3zE5MUEHS8zc5cWsOqTCFw642/1NVUy8m8HAMD8g5WbW1VlhvJTXXV2n1rtdddQVW1lZDjS5WXIf9dVVhaW1W2WddVVVaH5mtltdroc32pWW5TVbbWakN19tpkc012G3JTddYX7tVd1x0h433WNzKrfddfN3Fdt9v2aWXX3Db/XfeYgu+l+BzEw4YYWKdXddgiOVl+GBh9ZxzOAZnEhRGRIn6izAV3+rJoY7evFM3jObM8qUdU0yNu4sKEnah9Vx7U0YZNzoQyC8PMhJVlwy16jhIgQ6N04j6q67ljV/ATz/+AKQawBYwoKfAWJucdTfwirMZBw2gIKKMdiRggoIKLxxhIAE49DAKOkSYwZ0yCGDhg/8taIUVwWtjnrXRWouE8bvenLQyRkubdmtWTSXFU0+wmjK0YxYPldC4k1m8E9WVkCN6ZzY7JY/m66Li+fGVCS9uQa/BK8tkp4xzechOTdU5JZXd1D3nFq0TT9DFW5MoRxiNbppB87JafMgyc5Q51l1NRW4rNYnKWE+ajcvSyCU1JTa9LEU6q0+MRh+8zRI3b5SpqhAkbmVGVSTOvQZlnx+186H3yE2F9N9e7vCHMwDaT3coImDtAng/BP5PgQbsH6wEF78FHtB/E3QZBF2XvwdayoISpN/+BNhADNbPgxHkIAU1OEAHqvCEG0ygC/kHwxZm8IUsLKEIGXjBEFYQhTH/tOEMcdjDFZKQiDc0YgGRyEMlCjGJHXQiE6E4QinKkIogbOIVUxhELQLRhFHEYuMKkjFZAQ0k7vkSWq5lM87VCmN08glylKSinQjpNox6I9iYcxSJ3NGNKSqe8cBTuROmDHlZIhKqXmccyZnsWLijTn+WVzKR3Cc/+9FH1TTZnxYMCAnzAOSWVKSc7ckqCiaIwDveUQZ3uCMNVGCBDCx0ghFMZAJG6NACKhQHV6YhDXFIwBAocMb4jeeOH7sjbdi0k+uJjlB9e9Ga3ngpBjknKNiZySCRIxzSRQkmZIQNIS+HvCRtRCG4y8p3uNM4UKERmlviUa1mMkav2UhwXSOc/5YY+btOAWo7HrkRHYPmHjqx50S4GiXttGMqY0rqe9xz4KhuU5VwmkpC+GtkpLqmmr4MEJuyg59WRlLO2oRpS995kXaeJZE1hiouBXUaqI6HrNMNKztXCk9N+bbIe+k0VTPtaUxBhdKgUuykOP2NT2VK1JwK9ahDNae9nnrSqObqplDNiVSvStWsWpWnTTXqVmnqVLEWVatfTSpZ0VpVm661q20FKljPGte0htWtSh0qUtm6U7ru9adMretcAevXper1rXwd7GH/ali8TnWs4HnjnNgYG2U+zJzeFJwfTYa+nVHQeGpc1KMI9TN5NpI3HvTUn7zHkvRUtj5+vJyUaP8iHaRwBkX+tChhDtKf6XwKN2yA2iWntsmqCYhAoLRnSCv7TcQZzQRyKJsbmIACCIjAAFQgAhEScIG21cEQuAyBASqAtwUgIQYGIAIVPDQFh7CBN2QMGtig5KMELg5S5Qynp75kFYzSTk0YZNkdOzUlHhEYRxWdKZJoQjohcQ5n19Es4gAKq2I26J9p7JxLepYwCycUaaGlnWxMh1Nm4oaRuuOn5JQnSErBc2sNEtK1NtsalYkqrTrzajaFlzMo5eihaKpt47ai0XMqjlEKxKOATwfjyB1zPF8co8lgI1+3SDkqQybfyKz8Fiw3dz1gwUmXoVdlMKNEzJ1N3ZXzO+b/L5clzGtG84IQc2Ytl9nK3quzm80M5zzPmc9wsnNV8AxoPd85y4T2czTjvOU3K7rPanY0oiE9aDIXWtCHrnSiKd1mTWOa05P2dJq5/OdMg9rLom70plG950iXetSt/vSrVS1nU7N51YZu7pPji0dF93Of5OFY4uj5o5bhKFE7E1JBMlcqc3GUJtpLKaZJ5aqNfY5rvV4Z9bRUzvMgb3rZI91mYXfV2jBNtKgxkiWllkniVu1qWQNlNkUyHm5LhTVsCIMrtKuEAOwNQRtYAS+3W8s3iMEI/4hDGSQAgIVsox4TqMEMygCCDxwiQmb2dXco7K3LjQlVi/oLynKb1Hey/xN/9CQeym0TrDH/b7m0S+f+9Lg6MYbnNmSKTn6vxGNRws4o/GTrpxaEOSChJ3DdfhyyqWo6MNVxnV3y2YpOVGX1lFRT2FHQ7646NPz1tuOepV5+JzWsidpGmTfmH45Q2qupHK6mXULLVVBGPo6z6ECpwuYgV+6prjXF74526R/tnuXAQ3LwTio85yRFeBMLfvGIb7zhH89i9ihev5CfleQvT3l0/R3PiR/f5t9Y+dAvd/Sd/9HnI29501MrYZ5nfOZZD/jVl572sre96nGv99aDnve3J/3vdR982GOe+KmP/fEPz/nXI9/4qF/+6Zsffdc7XvTV13zvK/+kjqEUUv+bUlU6dWTzWsXOjsTGH8/WN9v6RJORc6fcZcfFMY1pXIIgPaMxGTcT60WToK6zNpPbLflQjhrLEXXDpHZzN08CpZHyFpyglZNZkBKAAioogB/Ygi2og0mIgi3wgwgAJhLoru/6B4XLgENwlQ3wASKQgAzwNzUBG/ZDit8JGqzTOuChqeMZESOpMP7Dv/3zvpGZF2aLEQgSlTrJnRk8Kd5hi9MZms+anDKxsCa5FPaQwifjO7NrGqYwEgsTsnTSn9Vysa1QmfoRC+o5I+IRrR6Zt+SgO+45ptWTEDIciY1iEMApJwlDMeoopoehN9pio89JOwuzNjNJkxjDwm3qQj7/2TVaa5+UwojWuYuhq6zfuLn1EY8xs0RSwUQdYkROVD9PtDlQHDpR3EQcLMUKGkVUFDdVPEVpmiADWkVYpA9ZfEX3qUXUusVOdEWXo8VM3JldDMVefERcBMb/u8RhtEVfNEZTZEZeXMZihEZdfEZlpEZptEZNrMZUjMZk5MZr9MZW7EZSFEdwJMdYNEdWREdtxMZvZMdwXMdg3MYZOwhsehMJBLffgsOWc7vkUKipi7I6oZ0Yo6oCjDbJYakw2SZoIkQHeh7bcZzZAR6LeJ5rM7CX66jssJnm4K3k0R+B4Ad/EC52U8D/MC6tWY0B88diIioBiIEZCKYpcK86OAkx/6gB7aKlitiQGWiHHTiA59ibehCAtbmANXAsOjQc5MkcN1szN/SY/DukIiy6zsmNkpokRaosCDQmhoqWo/AnoYEZlnoN/kEZgqQ3dAGU9jAnehKcY7uTj+Sj5srDzYEsPpk/XcExOMomydoNCITFnyupFWEVZAzAiurC+OESWrwe2OEOgjqyGDweHMNBfbyTj3GRj3sPUJFEx2QjemvMr2knqsoYgayZjTKOKIsL88irOmzCI1nNokhN15yqq4jNBtsq2kQK1ZzNBnsv23wd3OzNjVIn3gwV3zwe4CxO4Zw34sTK10TO5txNvYPO22ROvouT4ZRO63TO6tRN6szO7v/8Te6UTe9sTePEzvJUTtaszfSEzdwcz/D8zvc8TvE0z+WMz/pUT/fEz/YMzuu0T/T0z/wMzlwBE25jqSRzyoo0nMqxkx15nk95mZj5i/ahLclap2fjzR9sHyycnyqZRINaxKZoDkfBI8yCP8Azo0GSEab5PnmhiOBat5K0GqzRGjU5nTxklihRQRYEgK8QSqKsJe/CpQSgpYK4FAq0AyXwAH+DCUAhmWxiIz/Jq0TSDUlcKI3KCajAFbj8Eq6rx0PxUNLhQ6rbNvShMmeDvDaEDZlYMX6SwlwTzRgZt7RjMds8s5/5sehYpmJMjr64nzBDH57JHvuxFYBqKGOzJsP/i7tFmqxFqTGouB/X5NAoXckn+SYwzao3dKT9IRoK7dLC8UIqIc55YiBx1EfxEUKKGlHFoa3gQZFy4sRWPZ/+Wg+MK54Re55aFTdd2yBYBR5ZxVV9jFWAZDIRY1Vi7VWq29U4SlZdbUtmpdVjvdVi9VVb5dVoHdZpbVZpvdZXVdZnddVc5VZo9VZnBVZq/dZz3dZs7VZxZVdydddfRVZslVdtpVdrhVdhrdd21Vd8Ddd+XdZ/NdZ3FdhqDdhZLddx9SzEvJIasRzyAcVhe8rccjqGoq2j2ZVPuZYpIakLhTYzkq3xhFDQpDshIVFjpUGiKzGV4RNmmzbCS5zEqQdz/+s/caoDBBwuGY2PTnKCT6pM0jrE3nmNDWgAIgABM9gHYxlKCxHBirilGQiBDJCj2UClNCiAD5iIpNVOwKmerrInBrKTA822RElDm+oSnMnC0tHILKwTDesVz1K7ajoUyFESe6MtIozMhEFM+XutUtwYl0sUmRMjHpwp5WBMoOi+4kEmy3ovjnUxqgS0CETZ+BmRK6FHRWmPQsKNeo3BndHL8jAptdtLtcynORqn/6OqZTEwLrHctfgIOwo3brHBRVQ714yTKRuzGPOtMQRa0I2TWKFd3f1dC61M35Up4n0R4T1eJine9hhe5k1e4z3eNasm511e6r0dH7te/8tev//Z3uCVXpnCXtvdXeDtXeudXu4l3+cdX+VNX/BFX/FVX/eVX/jV3vc93/ut3/z1XvxtXv3VzPkN3wC23/7d3/81YALm3/JF3uoFYN5FYAaGXgeOLLLrDpOVn4BEmRJ14MVZpkdaEd8xE7GERKK5lOZC08mb0JBrw5SrUIT8iRCbGS3EE47jPi+ZjbMUJCHpD8OVFVgJyZHUWf84SQOxP25iqo7rggjAhwLAgkURiKGsALahSQEALym4kSRBpQS4WotrnNc1syXpS8ixFeU4ozoMpZENw/iZ4Vv9wiVRkaSqws5pji/bjcoLpIE01sxNjqsD2Qj8PpVBqRnOzO3DvKH/OmEK27WGrBPaLRWIfQyZQUbzWUOKtBU7TjoJOqdAPZy3fBWydb0DihXU3NUfjGGlcJEBM5w71K/cGajxOcSj8ty4bRxfLZEXwWGS++I+2iBJHK00Y0scrKv1MUMjG2ZgFuGWPShVlZPTsTdaC+bCkT9oTmawImb5AcVjpuZmVmaxtJ5q1mYri2ZnXpJtNuZpFmdwRmdmPudnTmdutmZkhudwZudsXudvnud7LmZ7dud6FmZ9xuZ/7md8budyfueCXmaC5meD9mdpHuh9FmiGVuiITmiIdugfY0n+4xkbjIs11bGB/SOleEI4QdvMtBO+YBkU7kPLRNkVuWPj2Z6L/zK5voFYNk3pgjBpSDS6yoVd/hIIcwMMokgInCXJIX43rYGne9RDhESOLliBMlACrPURh1haIu0ug4Naqa2IyjIBKEjSAwDhycxMOMNCOzYlFFs7LtwvqvTFbOMW6+yedVqm2CLRaQLaNNzTkHNKlNW/vNjbJ/Rj1M267bE3yuW6c5OSjvGdb5UnwdujzYNEsIkZGpkwzHu8lbrsiWzO3Tnm6jmVr/W9hwSfZINC4smTPTneTJGwmULMQRPjNTzkZIpV6SGPbnvpIlvlOXUKQSxc3T6VV00WNdxtNEapBkuVqUhk2Txu3i5u3x6L5DbuUWHu4G4r5GZU57bu3hbu3/+Gbuye7qncqexu7u1+7usmb/Gm7vD+7ndabuJO7/b+pvGu7vVWbul2b/CGb+DGb/uO7/fmb/1m7//u7vOm7+guqPsO8APv7/1WcACXzRbFmOmYnaNJpLpwpo9zQNnstoosP/OBpNsqzrEUpZkDcQw60QDeLzbtLQabS8oZ4cQBE7kGHbszMYOQpDQ6YxyB0X/IWZ096njgS449S4IqDqKNAwswgyfYh42sAyuGSe4aiO/KajaY6uMogSm+AA9w2NfdL7e9FRrWcNISJc2VR7BLkVYZyxSFCkIRZJWoJuMp7GZDYokMlfRIDX/apg3ypgN7U4a6F7rMaeJBc2iqior/aboPeyMuu7wEgpEAoroSTxgodcoFWRJ7pHSiENFMJJo+RLoDpSPh6YnbUJAZxvPQqtVJ+eDaEUI4/tQjqyvE21u7GB1BQVtBjUoLexytxEfzodxNBcAOOyAVSysJZI5gfzBBTcJSPfZfn1uAWnaQAnZnLzJmL3Zpxyxob/bemXZsr3Ztv3a5y3ZL/nZiJyRxBx1uL/e8HvYZSjF1R/Zo9/ZzB/duN/d1T3Zj3/Z5T3dhf/dwd3dq3/dn1/d253eAJ3iBJ/eDz/eEV/aFZ/eGH/eHx/eIv3drl3eGn/iLl3iW4ULJKl3aJsOy0x6Pm3G7zVLYXCd1kktAimkd/Otn/0vxUyv5ITs3ZzMoHASUu8UR/6E5Puq+ECIoppllAKoHdePxopZRfbiaUSgQ3LXVR34dMAmDFfSQvdmCN8D6epj6NBi4icDq7VoDj34DiOuQIZgCRBrYKkXTKbx1X4sJAYNs8EHUmtPoSqRlufPmKXVU1wxMET1CIfPHMw6ptb6RwJW/nvbzdWx5abRp8z0kw4M5X98azebjUekXSbXNQv8WxLOy4NvBVF86F8Vl2YScDaISJczMGpxVT5F7pEmesI1uknuZltNKvosnDJZjSF6eBdWO/xP0s1zKGUHUthvzPzrxvURdlh2L3rdL5Sf+7TD+PbEcQyLj+Sp+SDp+5v+PfrFF/uYf/ukvYbZd/uunce7XfuyX/lOhfvF//vV3fvBP/u9X//B///mP/+wn/+off+hHf/PPf4Co96ZelHr16hwcmNCgwSgIBz4kaBBhHYUVGRKMGLHgwYUeG2oUKLHjxY8ZRW6c6LEkSJQiOVK0qLAlxJcqS7I8WXMgzJUD33AcqRIoQpVsOB41yKZjR54qMfKkKDDowKUYCb6hWBBoxyg/HRrMirGoSJVRrEpcurUO0npLEaINW9Qrw6Voq5JMCPbg1rALo7pNWDGnR4dEFYKdmZjiv8ZFszq9WucFPRkIGmPOrHlzY30dMOiAMQ9j3JoI9xK8K8CIEHxKPOz/8xulRIV3CUiMqFNn9b84EszMNGgigrvfLqVyJEo6b0O8cn+SVct0qWnngsVy5TqV4dm81feKjRhcbVy6b/MODswW5c6R3QVuhMv0MFnDIw9LxCs/a1+6Zf1eZRFUItmlU1MMRSXWezDxZFVPJ8WUWmD0KaefV1pRNxFghhkmFUYdrkWSgIN1d1pX54lHEl1gOXhdhJCB1eFCMTIUYUdqzVSRfUrJpV5GYtnkVk8XnUeXhycVuJ6CddUFFlnwMWjfY2ylV9Z6gXUHGZT71RjlRRqx+N+VOn6JUpg5etkelRN2qaGUZnI5UZoHrpmhnG6WCdGZbeqVJ19x8oWnmnve/9nnoICOiR+YiM65KJuFknnoo4EaSiehlEZqKaOCajppom/quWmljtqJqaJwetooqqV+6medYqoaaqqckgorravaOiquaN4qK6ux/jlrXm/xVxOBQuGUH1YiXlSifQKqZSJ588FHp4hdCbklXz8xSdaU2zVklE4x1Udic9s9FiKN5CoU3J8w3vjUjlQqFBdmFzI5rVf80FMFEf/oow9nA2uGgAxO8OMWG1ax9VZf0L2HZR1drBDHbR50NVwcFl8wwkGrzZBGGQVgwQZPG0QgxMVbkAWUWOdhaRVXSTJZULo6/tWSfzbvzKNU6VXJU01G8ujXaacxrCfMWzGNGIJHO/9FLE6ARfT0fA13C2ReyQXFrGAgwtWdfWIfHeBjJzkZbr5M+jxzWH09mdhTyv2nWHw9fnQhfnMvm2LX+GpN9cM2VqvYS2VrKRR1XFYIkoIMtxRYuNYJSbiOTruUHdbgumSz1uC9JJ3ECGYbYIx4oVbofxzCR7eZItmtuet6ws4dzjC2HCi3jq81u+6r304m6UoCLztqtO/+Y+/H/x778rkT73zrzEdvu/HQP2z988Nnz/v02NfuPe7ch6/89+Qnz/r4Rndv/vqvpx+879WLLzz75atvP/zFb39//Nejj3/n858A34e8AurvgNIzYPO0N8D9LfB2ympK2gpSIANJ7Vz/aQGQUeBWLw2xr2XP6k/izgYdJCkrS3thF1sSNLn87Egw3vFRUaySob9BLYY2AxeRQCgTx9WDB43hjuiSVg8OLIAeDECAwAjGGYF5BgP0GAce/jaToZ1tJQIRgAZc8I52SOACKNAAA2YQAgPMIAEnGMHCxMAaKhBgBloAQg4gwAoXUCEIIPiAbnqULgCViztvEx7VntKVi4RHcvEy0e64RsPtoMVBmaqSRKpWLRQxiz9FO1BQ7sYtpC</text:p>
      <text:p text:style-name="Standard">lLkz0KigWX9bIb9Uc2V/kPU6ZWmKWdR0vQgcyVplLDriXLXPyR2ZTAEyYZ8Sck1fqRt9ykIOQEazBA0uQxPylKLHYORe0a/8svD3RI6y2HR3jhCtZMZK4QjuhlISqJafrEHgRlSUVFkY9fihSvaPkMKsosZZEgFxcf4Qs59rxKkRIJyngt5zT+lBBAu4WVnxGUnQbN54nEFdCDbm2fD2XoPxUaT4omVJEXHeh7LIpPjkp0oSB1qEgR2lGNftSkId2oSknK0oi6NKUwLehL9RnTfraUpjK1qU5xOlOP+pSnQO3KSHtK1JwOVaBIRWlQG2pUpf5UkVJx2DCFFjeZ7aUt5DLLPGu2yR3uCDC2e+SPINSWcG2Vk5gbioYQqhHtfAVL5+JmdSZprMDITEQc2VFinFQTNgwRZiyxYEXwoIM88MIACFgsY/8b69jGCkEG9KAHDOJBxHhJCTDIq8gbcPAFPBIhDkRIAxEIcAJWVIAAF/AAD7awGhc4YBgicEcZykCEPVCBCns8hJEeVkGcEQuvTBmuMmuHOwEtqyGiM02YKAm3Vq6oTBMEyg3DpjZuRQZvxZrqQeUGtVZSykcQoaUfg1TXYAo3RojE2Ze0CslwSadsw2tclCSJOUtKsiyJNNBwd3K6quGHbtg51jThO5aMskSXJXnT4dQTYBCibcAXtAtS9rpODg64d1dCTLOMNrkKfuVmPFrhdmb5IRGSs5LWadCJr1JKk0RMwO+F8V1A5zYao9OEL85JjG284+D0WMeS43GNhWz/xMsO0i83JnKOlfzjDxXZyUMGcpRh92Qk21LKR1Zuk608ZSh3Oa5bJmiWvTzmIGsZwlxOspnVTGYZL5nKYZ4xk9ksZjejuc04tjOd5cznOIP5z1dec5nvvOdC9znQiAb0ZbUzzBItM2hScU4qp5JhGYKwQyZG4XEFyWJtFk6G3OqPfEpdQnC5zCUoTFtbZ7hX5C5Yrj7rC6bLKkK/HKIx3aPXQxAyDxTQQAeTnaw/iG1sehQb2U5Y9ijoMQoIBEC4ssndQqSl3DdM4gkmEMEM4lAGArDgA1x0gR1ww4bdxMCMGUiBBipAhDIkQAJDGEEU5HbNY1mTdlyeJSnLlhy9/+CTl9lq5NtcZMrj1Gi8ZeNuwtOjXvUsyJL+eRKQImYeiOZVblx7yA51KRQO2odhnYzMktrzkS+xeDE3wY63olYYhzdLPn3JkJJKVMnMQajBknNST47yT76UijoWztFI3Bmq+x7HSB8cpeqI265SgiimQAMSsVQey1JGh1qZzflcdLQ4upFImGTjFIVdyaGkqXxN41Ue2nsdrLWfHU/VUvuMvC738Hg3QR2tkFbeyva79/2ccTcn3v0+eEIGHu52J3zi605dwL/d8XtPe97/zvjIx/zxl6d75ifvds7rve1zr/zh+Y750EMe9JZH/OlXb3rVl57yhl8862FP+9eT/v/2she87j+fe83X/veeH/3sNY9Zt1/XRNUidTxpFk/FQA6tIyluoNZ5yqyjjePWXhOg4LpXeAJNeQmuXYwhWuptNVjgNDrm06guIZnXQYj/aCatWV5vfjih2E4Yxf77z///+9/+TRYKxMM9wRPqIN4PpUW9EUS91RtbsIzLOGA9sEwUTMJBsEW9mYxyZInbeY6cKN8Foc0irR0lXRXfqJNw1cdCCdSx/NuzBElSQF/RCA2TKAeKXNxcRBJTvBjVcJh4UZCVvJOMzAvsVJTknBJYiZy+7eB9OGGFqdmnKUvVdFxP7NdB/ZBf5VzFIdKEUEUNsVIMyYd9PdqxtFDWrAX/rX1X1OVMpnSUd/HT9BXLuTBNjXjaWHGY06BX0XThjYGXNVkNRDWFdK0SduwQkPhJ+LSIdCXi7iyisTRiWTxiK5mcI6IVJFaiJF4iJeabJqoYJwKYJ36g9XXi0o0iCIWiKVYbKuqXKK7iKk6TKjJiJsoiJpZi0ZwiLCoZLr5iJNYiKLbiL5JiKvLiLN7izvUiLRajLRIjMhpjM07iMAbjMgJjLFKjNFqjMzLjNGpjNe5iN5JiW7hccBHhI5EcKcka3mGVtCUhNrmgor2HwJUhwS1cIu2gnxmN4NQHzCQXXUCTRYijIt3QctWSEAbREK2izAHiG8yDCqSAQ0LkQ0Lk/0SqQEWqgCaOHTTNxyGmzucJBsOFROqIi9bcSeaxx1y0Td6MGGmkYWlUzsGtjgpqRzxe0/sE3g7SC/f8jHas4CfB0A5qWJekBPXBxJCUVde4Y8xtkAbZ24TUxzIJpOOwUJhsEve1msClhzNRRZkBHBKCWqQhFwqFpDK1F86442KQ5F9JH1qAUliyjdphnylZ23toyZAMFInghcOsl6YEDjIWniZWhRp2B1qUX8W1DtYQZhbNCPFxkiUZ5l96UiCOU9polmQyZmTizWROGn/NY+BhZmcmU4NdEUpCpmhaZmlWZmZepmmqJmpy5mN6JmuCplWm5mxS5muSZmzWJmyG5v9u5mZv4ubk6GZw5sdwNiVv0iZxamZj1s1vJudxOudtQqdwAud0Fmd1OmZ0bqZ1yohDbVwgvoRacleZJEVy6ZWbBFSkjdzm+BwgcdMgJRKkPYpgAqSkcWH4kBcWjucgdk7iDFd5JpgoFch/AdY/JAq6HI4CrtI2RMEWMOgWPAGDPsdZaddzzF2hfQvpfOPoDFiomU7wZFoWQRo6Roo3wUsWDWjWIcfPJYeNkNNQgpp/KMVWHp9xXQt5gV5cdhiUtItHaVrr4Ft6FUh7bJ0M7cfDFSfVZZW1qdKAHGWGSCFAXtfp0aZSxtdJUMq6uM1goZ8gASKJsGVdXpbGTcqzhGP/2dWgTQgoczQhlg6pEyYPtgzPnFnN9k2QVkTOtFiP9a0JQ/0bMRHfezJSkvkeVA1qIf2ln5LfpAWeoo4aowaLozZYoZpfKG1ho8bnovJnn2bqo27qf2GLp1KqpCIqpiKTqDImqV5qpHbqpKZqq5Yqq56qqyYqrK4qp85qrOJqqNKqqfKqroLqod5qsFoqZfqqsBqrrP7qsBpqsULqriLrsxJr9iTrrj6dWWbQ8o0OxxVcdj3XeeDIUPhVX7HZchUiMonYgNyFe5TaZJYFvnxfoBoYad5HHepgl+BIqyCjIsFhPeTaP0yPq5XEwmzShwwTYaxExLRn102hXFhQvG5V/4S0aBr627Twafj0GlW6hAi+KNEFJkoeSI055VXex910HHukTVeFHQ91zqDSSCsej7R0nChVSbze05IuYMJFzh5mjiP9pxkWnTwFabQcl4u2BDmpl8I9U+SEJ/b90A2d0totJtBZyS4BHPXNhOgYnOS0ZwctGLc+iYed37f4FnoKl6M118Ol08pKyGL80uVsJBDm4A8epoE54UbgqE1wq4BYFaa958HhLUL1LeA2ratVnE/27XYeLs5h1OD6o1oJriA+buAa7lwgbqVSLuEmLuTOFecqruUy7kA57uU2ruSSruiabuhGLr5oLuYWbuuWLutObuF+budSbu3CLurK7v/pru7iEqnu+q7ncm7u9i7o/m7x2i7tDu/sbm7mMm9N9teDKKwRGml45O0V3Vyy4FxaaZI0bQ6L6cdh0ix6BRfeUK+kDZkG5ST1ZtBOJlRwgKWLSRsSpoj8gdfOXFjOip8iZSHBlpXq9K3ChchYLFMdTmqkkY5zoKTWcirptAW5Dlx4naHyORhBPWwxoc7GVhLpGebbOA3FXQtYsdzVSIz1juC6jgeY1SyY9ojUstfLtVP2yVC+jhVE0ZWSXMlesOUdTnCIXcu6qthWKcc+1gzIbiYQWakQam3VsutiUpggiZwNImVWHtXjEc+rZdlfxld2CbGG2pA7WgdLPCpyiVX/krmkmZYsYtBMGTfHdpoaENlELL3fy00TvhCmNMFx397xtfyvHl+WjYQVxv0xHcvGKXEZIKeYHQ/y19axIc8xIxeyQtkcJBfuHiNyI0syHvexIB8yIVfyIudhJPOrJgeyIncyJfvxKYfyJ6tyHnPyI69yKsOyK5vyLG9yLU9yLL9yLtOyI/PyLfsyKSdyMPNxKROzxLZlL03a9JpVkKSQKvWpePDM0BwQFKJTdsETD0KJ2uxo3Zwwq3kfCNucT75svcYg9yxNueRnk+CiVNjv7AaXFLKiTLATaljc10FNxh4YPVFFyr7kFWUVJpVS4ogT0PoV4jAHtgyp9l1aLi1H/3QxHVtt7x/7k4SRa9SSsPG5jgcNE8T9k9UCSIcyXbLAHY/QnIGMmmQGF05y89rw5MVRlRZ16yENseHgXH5mZHoBZMZJNCeZNE2TIAql5wt97dn2GyQKbfgRToGlL14KJ4f8ERUvKT3f5qKwXONcU7J4zoEabIToqfkBGabJ1wYJWZXI1w07sFhjKVpDMyKu9VantVm/da05hVz7El0HMVcVHCXVtVvfNV/n9b2xtd76dVT3JVwLNmIT9oX99WGrdWPnDmKftWL3NWMbdmQ/9mXHdWHvtWPbtWa3tWV3NmZ/9mhvtmiji2dzdmqT9moPdmXrNWufdmy/dmBPNl5/IP9yyc0JfVVeDcsjES31VjR6ng3DGanX7PYcp6RYJhPlNC8FZfOFFs4YAndU6pAs8RV8PvBfOESBFkmHqWW1bWUO2+1d8SOhKQ6btMjokF8+aiFh8nZR4heYYa+quY1/Tp88wWF2EFQigR2MWK835eC7mteGechRY0oNq+DNEch4/+AH9ekiLSXrJAoFB7JbrWmT7mjU6pDRbqV9YV06UgvVBjd5p2V4oZJBgejYlQeQCsVZ7fRaWsvNsksCQx3Ijloe/lZ4ErBCFfCpTglAktxbO2b1mYWYcmtpCM+0hCvyLc14laOW9FCLsJ/8jOxvRnkP7Ze6OByQLo42NxMjafn/gS9fl2vJl2O5mY85mOdzkl45dWb5NpF5mLs5msO5mss5mwNq77z5dcZ5n3N5ya15mgt6nhO6mBv6nRc6oJf5otu5n+M5o9M5nz96oCO6pLc5pUu3pdf5pjf6pVf6p3f6lou6ppM6nYdwdaGNg8QSKPWMpT0FMjlI1n5icEfX0+Gnhx1PhxM0tYJhdPvjAPdayb3sWlWaDLeaHZLntWBw5PwrobUXEKGlDsvkkcsVi+1g+VrYcn8xr2ELl+KT20Hp/66vqyOHCffcL9FSix6tf9tbShjSXrHJoHp7l/MrLeE0lJ8tjiPSurxkWwnIv4npjWnNwM4XFcZEHZriyl6p/3Tw7SbP+x4WvPrKbQvaoYHJMcxAeVwQJsLZmJyQIwstyXfFaJK16IMhSVXPUtmAK1utLSp1M2p0bXwzbDllPA+u7NrtTXHFrEhiqWqmRPgyT4t0/EVZEkr2ZMDNF4MrSz0t/Q69kNPnI9PPnFMJ3nBV/c+VdNJL/dVzvdVv/R12fdhHPdgv5tdr/dmLvdl3GNq/mdqXfdq3/drLfV3T/dvPfdzjvd3rffnlfdOzPd8Dft1TvUGv699n/d4XvtAfvuAnvt87vuE/PdZLfiEzfYTkBBCDx1bhYI7fjf2Uh4q22Mp2ZweS5GBS09hiDloiFHw7pxnKSAa9aYY4PNZMnP8j7cQEe5f8cfzN+efRa5ADC4/oE/11NVdc1bDDJ3B0ZLkz+zO549tGFL1CctB636OaxvsLPzG+j18+0dp/8GPEqM0c39WqyxWkwm/byonCOZ2HKEhd3uvY1Dhcy5dL2mCrvQmfbjv2uq3QIwZAvKkXpU69NwULshkoUKHCeg8X1onyMIpCgg8LviEocKDCghMFhqyHcCNEgRc5DoQY5WDIgg/ZTER4cKTBeh5lQvyYEWJElSMnGswYVOPIonU4vmTZU2DCm0KDwqxpsKTDgyBtUnQYVGFKjiVf0oxq9CnPkw0ftvz4tOtFkmnTIl0rlyLdmHCbPmVJVyNdiXClziX/W7EsUYgeVc7sWBhw2cSD0f7N6jgn0sU4GyOufJbxZM01LRPG7Lnm5stAM5cGzXl0ys+KRaMmLTh0ZMOBH9fu7Fo1bNupabOWzTv4acnEcws/frg35N3Mi8dejtu09NuUVxu//tp5a+jJtQMHb1189d+zx58n7vYpw4UY4x7t235qUYqAdyatqd/+1a5647MsJaFWcmgq43oijKOvkqLpv/tO+oquxeDKaTKbosrwJfgmMlA/idxDSKWjsqLJIDb++Ueok+jD6KqmNuqwNIs2NGsgpXSSkCae6lqtJBZFpDGusZriCDG0qLLJQItkc8gyo+T6iq3SXvLIyKAkEhHE/xVferInJnVazESXjLoIJS5h2sgpk27k7ML9fCrsSBdt4gmkGPGSTCmelmTqJ7LYtIqri4RsE0spQ4qKrzYVG3FDwpxSTMAbVUtzwqfoTPRRD+lyq6iUICVLIisvRemitIiSkaIFdcsr1ClddUzEIuGEtK+rMPwSU60O7LGwj5zE1C1CDyTMRaRKQpXKlbw0ltkK3Tu1R1A9PPRMShPkcSlkm/3vpA1/opFam75NUKpkxcQQXK7aLJBcbO/Tq9t3pQ23XV5FqpdddBVU11x5x8133XPnFfhfcd01eCWCA/Z3YYATdjhehPGV2F5+vYX34oIt3pfjch+mOF2QJ753ZP+NPW6Y5I1VRpnhiFdOGWaXIa445pdtpllkkUDNiCSQawTSp0ivsizYT8skEEwOoVSUUZWQnNRZrF4dVsRUOZyzUQIJ/NFMIaNcdNQ4KZ202BABTdYhHlL8a02gkA0zpSdNNDqr/Lgk0cOy+6XK5+wkVLdISYOiGje37fsv7vlYrMvEVQUcS88FyX0rSc6clWspA0HaqU6pyiUK3G93nMpJB2/qfKrCQWUzS7+hzPF10DF9/NRQG/LYXh5J5xrOp4k1TNrO1eTVpKiSkunMwYks80nPAzyXuSRnmnCpxuxTGj60EXMcthqNz3VaLy/HtsN6edQSV8enzt3sytk0XqT/ESmkcPhZ2+MrywbHhmpCn/tFkiV5air741IAi1fAzMFNSQm0jAFBc6aY/A9Gz2MgQxxYwQ9JMINw2yCfOghBkoCQgh6Ez+swWEIRXjB1KkzWCBvoQguisIV10+AJOSjDD8bQhiaMIAl7uEIaTjCIL2QhEbt0wx/yMIk+hGEKizjDHEZxh1BsohCneEUjDjGEW8winbAIRC1KUYxgjNEIacKiBuELLHAZSpLiJ5NyMeltNUELreKjqnulCnplKR1neHbAmZwKUYlhHN5mVSXAaGgyY4pSYrzWvbulUTIEQZGK4Ji6u7WHWNN6zNe4JplaNe19DOQaVky4I6+8h11+/wFQIN82Q/9NCS4TDNMgH1iu16HSliLa1QLleLXnoZKGmlsRIVlZyMKFaSlqUWWUpJWXRqILZKdikrceNSCEWWlQvlyd4hJYu9ihxC7xM1FknPceylkOTejbHHWG1DTcSIlXnuNWOleFkWXyykD+aonfjMSoNH5Sa3XSpiZxFSHmKG56TEEjIfMTlog6BjcleqSZVtcTAjWOawPKC3/eI5X40a5YPeFRnnijUN/h5XeR2yRgQEoWpB2Ici1N1EtLtL1MEdOcOpUpT2HqU5fqJ6g2LR9N8TPJo26opum7KVFzatSZMjWpa5xqT6UK1Kg6dalY5epVi/pVrTZVqWDdav9Zx1rVneKUrFZN6ybdyla1/lSucF0rVNt6V/iE9aUDqkzavGQniHVJXrFjnE8NNZkzzW5DRLQjaDb6pGWSTEs/qSmBxuaUj9KvVjwBYDk1KNGxPIhkoaPjsR7Ctn88E0uD0amMtvLIU8ZHL6qMV9bexSmxWDBer1Pfba+3RFESRnlvoqctadvM32UqLsti6V0oqiAczY8+wHLjZARTunKq75GlG0smv4maos2nR48UFIfeohZThol6Gr0V7BwXqNaKbrbeo1TjsPK36ilLvRWTriHzuz5OWTazj/sneaWJu84580tnVKyk6LQwzSpFSqflnEj3O1yJGrJ/9AsLOaH/Fl/+vpJSS+uKndBiLPZ0z1P7y8l85vS0sb1YTQwm1i4Hw11+MlCOZXvsrR6aY8i2xS94Ck1libwjI+vyx8VzsZCDBNAgH3nIUvZgj9mjWScv2cdaLnLcqBxlIF8Zyk3+sny6zMkzYxnJVn5ymM2sZDAz2ctyRnOW1WxnNld5zG+mc56n/OckBzrNgyYznOtMaDwb2s+FdjOXF/3oOTOsu7AL1l1KJ1IZxVWnHxGLVYSZxuXJ6LtqJLD3UMenyzl5t5cN3Ga+lxU8+QmZ95FMobLsKrvRKbgHUYiKiORSaD42Kv28rx8lJ2HUWcREt7vnveJ2R3KhssZFnh+rHsdQ/+ISjSnObjWZffheOTNTSX7SjFNy4qytpFKw2YNQSLFkGG6qryquM6lU/pOheb4rVvzuF3v8U58h/nItzhOLsNDCOTsRTZT5qufCyBu76eVFlLta92j4S5vm6vGg2dIkewWIvdY6tnWlM5CwY5NP+iFJwOKDkiP3A2Joz0cwVrL1+jCrK0D1J12cpbKpTRbcn/8p6Ng+dnCdRb9/Jgvp2lIq03sm66dLNuqFzDGDnmX1I2Pdkz7vXUiP7fU9Vv3dV1d52In59aZLfY1Qz3rZt372a6V97G8Xu9u7Tne8o33qXOd726lud70HPu99l7vTAe/3uRse7ItP/OHZzmvC//9d8opHvOQf8yeA74tpIGu2xpk9o+nRbVfS/OPLNRdlJj2OTXrspLLaNdH+5TtkBrWg+4bklP+cbqMhBRFhKTTueqgoRcU3/vGRn3zlL5/5zXf+86EffelPn/rVt/71sZ997W+f+933/vfBH37xj5/85Tf/+dGffvWvn/3td//74R9/+c+f/vW3//3x332RXPIh+ff//wEwAAVwAAmwAA3wABEwARVwARmwAR3wASEwAiVwAS1p+HzsdDrMWFzpVYTG5jAIWuLF87Kil+AreR4rUv7NoZ6llxjphALnlIRE1I6pQhSjez6FfKgmBqNpeBxj3SQr8oSJQpDo9BJiKSz/xLIIyHhkJJdi56Is5XEWpcVu6/fCZ26MheJexJCObq8GZjE8rfd6DCgKxUHMZJXeaXbOEFCOp5aK50yw4o+KB5wC40MC6j2iLGxs7cbGYi9CLJuwxZXSp7koTjVYhPZKcJxoqdxqKt8cTqYeiC3Ygz2OBeAABIZuL4EOLuQ8q2gAxdPQKGj2Z8MqI+V+pRNzgxRxolFoAxUZyIJGEUlK0RUjCBZT0RRf0eJaUT9usU98SxdnERd7kWlCjheTcBVpMReFUQyBsRhP8RiDsTnGhhhVsRmXcRp3ETqY8RoDIxt/URptsRux0RrBcRvFcRjD8RvNkRzRURm9URbTMRZ9QnFLLkWfnu33nEmy0E2cghCkwIQTbfB2rKL13CPqpIfX8MnkCke2FAu1IqVdrqUtmguxpLBHEs4wNAxpfu0NMCkgAAAh+QQFAwD/ACyQAVQA7QV0AIdEJCRNMCQeISphZm8SFSQqMVxsfqWpqqxOTkxbNy+KprxxaWp7qbxiVU8oU2nCsZdKZXvq6ulBXnNgQyhkYFiXl5puWTQrWm1GLi1CQ0abs8i2mHWjoqQ0MTCulHa6s66MlIzc3Nybd2Wqn4+7p3vFy8vMysFkd5iphm04OT6qvcni4uRTWlqLi5ItMjMrL0llTS9EUmzGupxUVFUtQVtOT1SJlqI+Pjy6vL97bVoYGSZ2eofKs5yKblq9yczNxbOVscPFwcCehWvOysy7p411hImbg4Q0P0pmUiRWdoRWdpRNXW21xcxvi6lxWURqWi3Lvad6enxPQTF2mLMmLCp4Y0pUa4MqJiYlK0lFMVqMeGnKysyVdmN5oLptb3ciVmdccJFmhKJec3w2UmlwY06MgWq1n4KVj4BQMS2EiKQpN0/V1tVzcXSrl4WsrrafusmFho3FvK6+u7R2qLxleqSCgoqYoqwmIkDR0dS8zsz6+vyCdFz29vS4xMQiJiRiSkTw8vRWZGxFNzQiGiQiIiRKPkwuKi4mIiSSblxeUiQiJC7CqoQqLCR2dmwmIizKz</text:p>
      <text:p text:style-name="Standard">tSaiqRiQgwMSmSgzsxyQiB0ECxCUlTs4OyilFDIgtz++vi4zvDcxsBo6LBydnja3LBKFHSugiCskKT65uwsdCCgotDIzjR0HsgKBhzI3MBQsLBopLQ+bniidqQaJgw2MBDKzqwwSoSadEx+hlAcNhzK8tCAqpy8orDAkFBiVAwsdNwMHnTmglzSxPCAlsx0ZtwgyIB4xMh0fHh6rtAsLMgwHnR0HnQoKAwubHR0gCDyytw2HBygsPAaKEjGkHgoCiwKFEiETFyEViAeKnQwMIDAdmjy5sgKMizINIBycqgSdHzy3JDGquC6ingeShz6/OhoaCCg7LRoyDAuZkzuqrQqDHTAgqTy+Mx0TJi43MDS0MyasNh4pOwmJiTO0swmJiwqKiz+/vwqKjR2dnQuLjTK0sx2dnwuLiwmJhzKzswqLjQmJjTOzsz+/vQqLiwAAAAI/wAJtfsn8F27gwcNKkS4MCHDhwYftovosKHEiQgxSlxIsWJGihwhYmwY8qNGhx5Bjly5siNLlC1Fliwp8iLNkCRferT5EqdGmjth3owZEahOlRZ9FtV5VKbTnBaDnhzqM6bJjkinEk2ZsSlXrlBPSs1KlqXRqGXB/mSK1qnapVG9Wt0KV6xcqlbPik1L92tNoT23zh3rtu/gu4Gr6sVaWKlfwn4dH24bWfBik5UVs93b2PJmxpnzfsY8V/Jlnkk9x6VcWrVd1nhnjkatVfNqzqFl3wbd2vZrznX/ds26cadKmF1x/zarNiHBf+0c/ZsucLr169iza9/Ovbv37+DDi/8fT768+fPo06tfz769+/fw48ufT7++/fv48+vfz7+///8ABijggAQWaOCBCCbY3kDVKejggxBGKOGEFFZo4YUYZqjhhhx26OGHIIYo4oaElHjIIH5AB88999BjCIv0wGiIP/fQqM89K+aIY408xkgji/e8+CKM/<text:soft-page-break/>rxID43y9MgjjSvaGCSQM9YYY4ssGgkjkFMCSeWQVw6Z5ZVUPjllll92qWWMXmoZ5pRWhukmlk/CmeaZYLZJpppb0jknnGHayaeegL65ZpWDghmomYKOSaiihsoZaJmM+tkooohCWmehgubpaKKXMpopmo+qGSmmZWpaqaidGloqqJta2iepeLL/eiqdr3q6apyz8skmrKhyqamru9oaK66/olqrqsP6yiqwiyLba6i0BuvsocVG26ybtyobJ7NiTrtprmBKi22y0Op67Z3PtmqsuOhSu+y65/75bbXmdjtuuuAWKumnxL5rrb3tzutvvftmW2648U5qKr0IAywvpQzry6u728LrsMKyRjyqp3kKCaQ/R1JJ448hP8klqLu+qqavhBLaJq5WDinkj6lWCQ88jAw0HRWGwCOPP/D4I8/NQQctT89BG6IPPEsXufTRRft889JND2000EzPaPXNR1N9M45AVw3PjFIzXfTQQFuN9dZAC0200FhPTfTWTUud9s1rv2302z8T/20210TXjXbZeeO9N959Bz634nffHTXbh1/t99KAy9044ZUX7Tbicf9dttmXq51522wnLnfmgp9t+Oek89055Z+n7njhmpf++uKW240565HDPTnuoOsuOu+bS6446qrPPnrvpntOd/K7Q16878fHDv3w0tv+O/Khr56969tb3/3jek/fPOzPj09765yHn77w3pevffXvD469/ODTzzj85Btu/u3c49/6mAdA8Qlwef9z3/7sFz//ze90BmRg/2qXPwjWT3UTZJ/xLLhADA4wgfrLnQQ/+EDndVB5xCsh+k4YPfy1L4TBGyECVQg82bXQgRU0oQg9OMMcrnCHKPzeC/85CMQbUnCIOowhD70mttMNzRCJ6xvc1Ja4sOGvb09zGxM157rBtc1sXjMg3vwBNCocwjpXIKPk/LE0euSIjWQrktOSRsafRaluYFuRPmbEx7bNKGR+nGPd3FgjKYJNinCrYyL1McW21Y1qpCMjGR8ZtEQ2ko2NDBolGXk1SVJSkYr8GSZ/JsVNRtKTRWuaJUk5yUyyMZVMO+UkYQnKSzKSlZqEJSct+Uor1pKVo/RdL8Eoy2GqUpS2dKUpOzlLX65ykcrUZTE/+UxR3lKYy+QlNZEJzGuWUprMNGYluQlNXIpzl8gU5y/LiU1wapOW1WylObOZzm1KspvRtCI6Jan/zngG85v6nCY8yWnNfBIznPYMpTzbGVCEDvSe7AToQd/pTIIuVKKQdGhFIVrQebqzng9V6D8d+VF+JjSZHm0oRUHnT2+SVKUg3ahIXZpLmJo0pChl6ERjylKLjrSmO72pTHOK0VhqtKccvehLg4rKoeIzpUxtJlJnatCMrvSYSf3pOQXq1Igu1ao8xSpVoQpWoU61jVwU2o72CLQa7TJKwVPk1b7pNbl+8a5zHaY+49rHG/VSabFUWpHMaJ2xsbWPZKNaYrUWSDtaMWlsTZIUwbiiKGZNmHykJI7cuLTNwoOQY5MjH3VUWc/u6LM5cmPPTItaHCG2SKS9R5Jam9ra/66WtqB97W13NFvQsla1tWWtbmPbW9KCFri/zdFwTytb1ib3tsdVrmhhy9zinja60A1uaBFLXOfidmzaze10d1ta2j43vNLlbnW9i130una83TXvd7MrXPiuV77tTe571asj66KXvrRdbn/Za1v3ble08fXtfA0sYN4S2LMAFi9/HYzfAuv3wKO9r4Lz+939IljDxrVwhzFM3QFXGMIMtq+JNyzi6Ho4wysOMYov3ODysnjGI65xc0+M2gin98Mxvm6Ltatj/56Xxiqm8I17nOIJ21jGTEayk3e8ZOTmOMlPFjKOXUxi8lIZylbmcpEfHOUrT9nIC5YykJUMZvCqGf+1oMWs0PqIS89y2bvJdaOe4UzazOrWaYkFb46atli3pWg6DvRdnOl4WcDKsbVspWV5edvWJDGpraiF22ulyNja+a5qrpQiLh8pzMnWFYuU9WWqRa3OvIKOlax2NaljvddPpzp4p47kJ2WdV1qPOpWl/mKuKbvrYcNt15kEtTlZjeqwBVuXktuiqo39M2T/upG+trWzab3qvRb71bqWdLJ7HUleb7vctUZ1XXEN7qtZW9uwRve1Y8ntYUub3aB2t7ivHe81zvuaa+w2sSVN7VaPG9vy1ja90S3we2/S3wbnd6gj2eyFB9zet354sN/d7H4Hu+IAF2bDMw7tje8b3hP/N7fFRY7xdWuc1Rz3pceZPe1np9vbBG/3sU/e8ZQffOWmbrfDSw5znsvc5/+2+chdTvRwq/rgM6d4zestdJLfXN9Pl/iypY5rpeebktFVZaMF6WlXIzzgeJV63VBuNLC98rBqreRgz7izP2Mxs5fVHGDX3vbZypbrclR3pyOdSc/Gfc8U3nHi5UtmxE/a75NmPI8dr3jIK17yVTav3y0PeQU3XvOLv7znJw/6yIs+tqT37ebvi+fUm/jyp2eu6xPPeS1DOc+vr712bY972rMe821Wfeg7j/rMC9/0xJe98XP/+9Ev3/evB77tKb/66Ds/+My3fvGxD/3FX3/6pYd9//Jv/93ji5/3uy9/9r2/ffCbX/etf/7jm99+9L6f/srn/vy1n3/3rz/y32d//xd75Bdd98d/BVhbB8h+/SeA3QeA9dd7+8eACWhnAzh+6GeAF4h+n0dI1XdaqsZaIQiBHKh+e0Z52wV3f5Y1b9R2RjMjlKMz/5BG4NZHkpNHe4ZpzTVbwrZ7kqWDbwR5gCZag5RWF1d2E/dryHaECUdz6iZuTAhxUqQIOkAAOkAItRZXUfhxUveET7eFNEduVoeEcRWGZ8d0dxV0TdiFWch3LIeEW6eEUPiGayiGaEiGa2eG/XaHDJeHgLeH7JaGPViHZxiIeAiHXOiFWkiHUsiGY//Yh4johG2YVmrYiHZoiJBIiIC4hIzIhZfIiZXoiYUIioNoiaM4h6Goh+NGiidndpuIiqUoiq/4hZ2oinJIi6n4h6sIi62YhLbGilmni7e4iLnoiruIi7Foi7/Ii8FojMPohsXoi4oIjckojMuIjL0Yh9e4iDmnWESoS4jFdMrmiCKXdmJ4dMQWaDl4WY8GDzJIYlejNHT2aGHTaaSzg4fEcGTnjbdWbn9XWpLlYB9oeZLnfx5YeaFXkAJ4kAOpfO3wAhUQAhXwAu3AfAHJZxeWkKwXkMXFZZ5HkBuJjxg5YhppkV/mkfEle753kY53Z6aXkhxpgRn5kiHJkiP2kSr/aZIdaWAluZInyZM0qZMySZJB6ZM7OZOwB5Mi2ZLpl5Q1+ZNICZJCOZIu6ZRTyZR4JpVGOZRVqZXzZ5Mo+XsquXpgCZRWuZVU2ZReiZBlGZU5iZZYyXhrSZZQSZRn+ZV12ZVviZdHaZdzKZB5qZZ7yZaBmZWDSZd9qZeoB5c3mZKLiZhcKZiLyZeRaZiTSZgX6V21Jo+PVld/9pnjRYR+dlgqOISgyWiBFEc/40ZUIB11Z0WLFkmMxZl0RJvCFo5+lpr0qFtw51iThY0PF5wCZ47lJpw4Z2xGWJzQ1jQC4AUhEA8RwAYCgInJqXNRF28VR5zWKY0/p535dnYIN2/e/9mIkiie1fmd11mI2omO4ImdCjeeiciG5mmO6Mmd82mE9amNgLie26mf3Xme5Cmf7wmg8Ulu94lX+RmfB8pFCVqeA0qfAWqgD4qfERqeE4qgFeqe2UmgkiihGwqhBWqhH0qhIaqhtEiiHSqiJ4qhJWqh3MiiKWqiL8qgGeqiboii5CijNwqjOWqj1TmIMeqj/NmgAjqiPHqOOvqjtBSk7jmj4riCtzldA4dyPReKWrhu28hZANlIfYQ1MkiDbgSbI8lJQXMPN3Ik9OBXaNoiRwIPVPBZavSmVfOPRTiO8aibnJmbvLmnoYmbgEaaoOmngQqogNqn4yUAdcAH8aAHcP8wnZiJjwQ5encJmDEZqY85mAAJqUkpqWuZqZXagGJ5qZ9qqWOJqZoak+TXkwM2qqAafW/JqqTqmK96qpt6qZfpqZqaqkW5qrSqq5OKq6hagr9Kq5nZlLtKqbkqrJ1KrLVaqrfKrLEaqqXKqr66rLDaqqqKrMFqrMN6rdVqqt6qrODKrN/6rOHKrdZKruJqruqKruNKret6mO3aet06rwWZrvDqruyar/SKryK5eOhYqJ4WqIbKp3pqmgU7R51Zm4EXNrLljoVVNDuWdqazSxAXR0XjRlwDNDY4XoSWsKj1nSQnsuxZdbFYhlfHd19Ho9U4coiqB/EQDzbgCHNIobn/lp5NOp43a5+uBKA7658e57PghrPgKbTjCLQ9C6E/q6BJa7NDy7PmZLQS6qHl6LRHy7RRq7RPi7RZa7VTq6K/6bUuCrZD2m1EG7Rae7UO2rUYurRrW7Vtu7VYC7c06rZFSrc9aLdUG7Zxq7Z3y7d1K7dvC7h5K7h/W7Z6S7ZKKm05a6KEu5xf67iIa7h7O7l+W7mLa7ZQi7eQO7aSm7mJ+7k6S7mKG7f6dJprl6dsZ6esS4ZVu0XrhiOdxYOs1qVu+o72mKdw1yIOSw8lMyU3Ery8y0Z+ZVSRJWc9126mVawEGJcIqYDB1ZAGFpaZWb0USEgC0AIxGw8tMJ2Fqruq/0uw4dunhDq+gyq+5Vua55uw4LtH6luw7yuo7mu+8Iu+o0m/nxm/ovmn+Eu+9su/+muw9QvA4ru/6yuP88u+BjzACNy/Apy/9xvAHvu/DSzBgsrA82vBCwzBBKzAB8vBFVzAH+y/HSzCFpy+IoywIJzBKezApsnCHqzCJBzCMezC7WvDGzzDMGzCFLzDHnzCEdzCQFzCP9zDDVzDQ0zDPMy+KIzERpzAS3zAKgh3A+eNeOdLLczEHwzFJMyDDEubVIMj8OCa/8Az3zhtPuMPKTADM1ADbowAbhzHcjzHCMDGGUAFjvXFH4u+QtuMfmyl31aLyqmPaKdzKFs0AgAH2//bve2jdAEbbZT4yHS7sg+avCS7pJJcdpQMuJsMnJA8yZ/8oZZcyJIsyqUMoqMsiCbLyaHsyWx3pJSsya2MoyYry6/Msqlsy8kLy5+syyULpJk8yLuMy8E8y5d8ysSIzLxcycpMzLUszL+Myc9szKS8yq48zMA8zatbzZ2czNZMy7EMzYaczeFMzaC8zarczctsyt+8ztcczchMje3szOWMzqyMzr48ztJcz6lspXGXk3tVeVQ60E9riohYO7LLWFG7I75zaDO4RuEINveAAA1QAwhw0XWM0Rq90RpdAzOAACyCVqA2eJTbXIYQph2gZ8R70up3YYhnvZXESbNbmKn/VUY4I1tUMMUrjJvZu72Nar467cQ1LMMULNRCnMU4fMFRbNRMvdROXcRDndQ5XNRPTdVQfdRRrcFKfdVNzdVVrcVZjdRaPdVgjdVm3dVWndZljdZr/dUHzNZv7dYMDNdzLdcgTNd3bdczjNd7rdcP7NWAbcQLC7uvRUtIHdUb/L13lb+gI8Z09w+rqkz+kAEs4NHCwAGYndkHgNmbzQGd3dkcUAcUUMcZkEdSithY1DlYUzKFXJ8EWklR46Y7aolypw9UoEa+eMjlmMiLLABmyIQSh28j94YYp3CwO8s4h8/HfcuMm8nLPczNXcvPXbLRHcvTbcjV3cvXLbLZbdxT/wrdww1y303d4Y3G3R10xS3e51243Syc6jze0g3f3F3ewp3e7G3OVYzc8q3d+03c3+ze+r3e9T3PAg7gzE3fBg7e9j3g713gkNvgCP7gAR7hxznhC57g5H3hEn7gGl7hHP7fG67gIO7hIt7eIQ7PZiOpmKy6T7iyLt7K0+izePdJjiVY8kAFXypnhZ0CcOwFOACz4hEP/xCzeCAMpJ2DdtTc4i2lsbRLa6NpRD3BKkx4TXMjwJqQRwJFfvPFdf2n8NDTMcvIfT3Why3VZR7lZ57XiO3Xay7laR7YbR7Xcd7Wcy7nb67md97Xdd7lef7Xfe7me27ngQ7of+7ng77Vhf9O1olu5nFO5o2+6HoO6Yxe5o5O6ZJO6IeO6ZJe6WvOxQ8OpXd66TstpXtcmo19M7jbsNHWMxnAxgcA5EEu5EKOAwtQAxmgd3g6wKj2AlagASUwBD+gBVlgAHkABTlQikvbjZrjAhAABCbgATBwBVBEsY4oDy9wAkzwAyKAAYx0jUH7nTMC5vHQqO+gA+b+pqJYdcdNpP3I4PldoFjq7td9isie39FN78q+7v25jeZt7/uuiP2u7+we7wA+77OY7/4O71cq4QZ/jAiv7wqvsgwP3/ge8AnfoQQ/8fd+8BYP8Ri/8BXe8MPY8e/+8RIf8hTP8fKe8g5P8iLP7yu/8S3/H/PDqfIFz/IjT/MFl/M3L/M8r/E1P/M9H/Q/j/I+D/NDv/NID/RKD/Dx+L6QjFZxtuRad3TBjaU0N4+4vFZF49CIA7BFcgQIwAYmMB1Cbh4rAAcIcAMdwEZ/52ijjEche+1MYAIlYAI/wAWgYAA+EAc5gFbOZakuGabw0Oz5sAEwkKa4eq/+8AJg4AMmsO1kE/gNGF1FwtthrgMpAAcfsAPy0A5UaO6EAH70apbEZ37P6pdChvqYqphDOaymv/quequuP5Kw75bQm61tRn+sT/uS+frLGvu5f6y7r329v5e1T32mKvzAv/y43/yp//y2H/zSr/zRr/rDf/vYD/3L/5/84Zf63n/8kxn+s4/8vz/9zr/96H/95K/7pG/85T/+52/93T//39/69i/+Odn+xP/+7AcQ9ODdGyiP4MGBCRESFMhQYUGEAiUm1AfPnzx/8Cr6M6TPEEeQHy1axPjRJEePIVWeZLnSJcuUHU9qtGgyZsyMG+/Jg9fu3094CS9mHGqo5I0ZUfD8i/fT6VOoUeNFaIEggwuhJV9uxRgUnpU3W4J4WFBkQRYDPqDkGDmUJFGaG0fKrSiXnj9/EIDw2wCj7V+iGAUXhfciW58fIjDEndu268auOWtWFNAi3mU4BHZEiFdrgQ56cPjBoafIrVy3QwcPfvs2Mk24dRvLpv8Nu7Xq2H9lS65dO/Dv16gZ82bs+zZrybnpFmf+23Vu5bOZ7z6e2jZx4r2vR0Z+ffj05tWD67at3Xjq7sKpm/+O3rr68uCpux8fPTt457gb25ffnvt78pZjD7X/6pPuPu3ySy9A6dhTEED+BtwOOOgO7G++AivE7sIJn9vPQgkJpPDDDUN0bMTkQOTwQQNLXFE8Db8zkcUY13uRvhrjk5BGEmW8McMebdwRxiB17I/HFF0cEsceA1sInobq62oignaTErvHYMvytNaEy+mk1wA8qCsqfPrpip1CSkmjgwSpQRg8mopqTjqpsqoDffxZk0vcsqyoSn8KaKIEKHrowJD/e+4pIK21LhrzUYMSohLKhwSSDAINtujro4k6fQghjl44gYkfuMCgJZtQVXOmiwSA47J4WiAgjcv4qIOABVaIZwUvBDhEBwJ0OAQlVYt9CSeZVkJ2q2RRRXbZZpkl9liYnDW2WmpXVfZaba3t9ttroZ021W2lJdfbc8FlVtxo2x3XXHafRRfeYuUtl1t3082X3Xv73Rffd7HVN+B16xVYXYOzHThfhf2Flt+DI34YYIbbndhcgvW9GN94I864YYnnDTfhhSFGOOCN6QU55ZFXFrlgl/2FWWSWZ3b4ZZJvljnnkKdtr6atTuQZY4q73TNVcSPbqSengkpSpIv0OQKB/yjUYUpOOrOeqqobXPgoo50epXShSKsc6J4LuijhATI68qiAw9aqjrwKqWsIL734ggEuvhvUqKPCRjVBMQvvs87RSCuDtQUBaI3HVgLq0CMePerQQZ8WQmjhhXYi3M9PIvk8MfThgBT9QQ+xRHHL0ZlUPXXWUdfv9dljn3v20ldP8vYFIdPdO/dSzx323YPH3crfvfxPeOSJB37547VMHjDoew/dduOtdx376gH03XnlkRy+9uK7H+978p8Xv/n0wyedfeS4X1968KmfH/34y7//ev3fp799+/kPf8Fzn+vGlz/1CZB/CTQg/AgYwAb+D4EFNN0BH8g389nHdPJT4P/2iCISh0yEPZPiEny+1zzfrYZP0KOUl5gTtjwFxUz/AJpN/hYSpNgjTpfJWg//YacMdCAjlrpN4eDhArzcBR4XmAM/SGABRFlkUWrJwUY64g8q3MMoQdEHFQxhlIPQowPyEIhX4EEFvOQJUybwAAwIQgWMwNEQ8DBIpGJ4D3/QgyeiQoxiWkIFffDkHl1EIzy+ZohDDaQj9LgHFVwFKzgIoAKXqdysFkcAL+iKV4S4i2BGEraxSapSn4KIQuoISlSWrZRiexIqIXLKVarSlbM0JdnCVjZc2rKWpJzlKXO5SmDSkpWvTOUwe9nKYPqSlbJkJjKPCcti7tKY0iTmL4//SU1dQiqa15ymMZUZy2wGE5vf3GYyndlMaFrTnLxE5zabic1x3nKZ4RSmOdPpTXrG857r7KY93UlPWerzn/Fkpy33yU1x4vOg7+znMweKz4LWcqEAPadBH8rPT7XTmgxNqD83StGIavOjBG2lRudJ0oxadKQQLalKT8rSlBYEcX0DGy/J4xBtSlOVDekoTkcKNljyFFSfPKMjmvYcqHXlHm6yhzpg5cOs2alreEFcTnN6xrkwMR8keEJG4PiCtMSBLUPJI14skhGvnPCsesojHc2at01hMShzPONrLCIQqImKVKbSEpTkShTAfi0oVICjV+WhuMu0QAeOg5xlEhs5/z7EQxOR9AdB2Kq+DUbPhctRkt8EBJj4dBZBRkzRZzsrJNBy1kefRW3fVNta/PystCpirZFc+yHYJki2oV2tZ0nL29yGZz64pa1vN1S34o72uMQVbWyHO9vm6va5wLWtc4FHXdNad7PEza50r/va6np3u7PtrnC/y93iwha50TXveMNrJPUyt7fK3S14y2uc6do3vdVd73y1m1r0npa/8g0ufs9L3v1mt78F9pFlJ0MuFQ4mWiyMXpLOV1/cAo5GJfFInngyQ0YYEiQPRgk8pqaUp0J1TkDsgF9b97O6pMkiTHQHV+URSEMUgA5UrOlcHLURqprEaRwx</text:p>
      <text:p text:style-name="Standard">5Fq/hilN7f9Ni2ksawjRikV57FFwfgQJHoOiRLTWZYh5YiRa7/JIzDSOkrd6FWYI4Nh4RJKOXtkZ0VhmsqL1LM5u9ticeQZnounMzipbWJ5b1uc9y9nPdD5ZoMGFZzvby9B3XrTNKjZomjWa0ZAmNKApLWhJHzrTkb40nz8maUV3etKb1rSoHY1oSIea1BZbdalbzWpTjzrWIKlj3Yy1H5y92WAmq6G0lBaUQzjlCkQUiJcMgZR57BBrKn6KVPFEYo3BJCMOmEIJ+PEIfvAjH1swwQNgMEW51YUeNACDBvqwBXTHQQgTCORQAikBG/hgCyUQSxsawIi7wBUGhgCkPySgAHq3US7/RziBBug9hA9woRAnmERiFnMROr4gEF3owxDyUQIiNMCyhNVrqTBgBYNvwQtoToMkx6wDx/5DVleLlRdKQO+19UAQc0Nhl0Ynogv36XUptLD3ngO6FZ5OeyocHs8nlHOi11w/ONfg0ulndKYfKOlP91DUVccapWP9REh3ulqdjqLcad3rWgc78sRu868zT3pnD3rsht51tJNd7TwH+pbkrtmf77zqW2862+0udJ/rvOh7L/vaSxh3wHPd78m5+9sXb/ij9/3wbe+54if/d7cHfupjT7zk6874zksd7pSPvOgfD3W+m/7yoM+85T8PeauHffWwT/3VZ290y7qrdVMS/+V5bIchCGFW5xqOcIoYoqczztBpgBPpUt+kbGZHBYhIbOtxDbQTQ9DABiXIxxCGwA+Ll4AE4IAbFYG2RnRzewv5yAcRnPCncYfBBy/fAh4ekY9GEQRTQ+gLTahdAhPIuK+hB70wARPgh38wwACsABwYnFPBi+xrAiYwAXUYAnQrgR8QAikgLHl4ATDwgR+AhDSYP3TzgjKLlcWiJDjQgTJTOQJguRbwAu/zPmz7hyoQLJwCp1CSJ4l6EqHaQWASqnf6QYTKQSMcwpiaph8UQl0iQo4ywh1EQpCKiFGCKCfMpyUkqCuEpyy0wiQUpy5cpy1UwioUwy+kpTC8pjEEw/8yVMMzDKg0lEKUgkIm3KU1RMM2lEOYokMtfEMfzMMm9MM2jMJAnEJRokIvNEQ+TMQ5BMI6FJs7hENAtENBRMRDNENFdMQ+zMQ4LMRG7ERK5MRJhMRKvMQj9MQ91ERGTEVQdIiKICLZmJRUMr4erEVLHCaeihJn+qSAysFiIyqm+QkvipGcODGn4qHoazauaTGzasU66jc1GAMWSAIFcAci6AEWYAEEwABwy4GuMIQBUAET+AAhoIABKAINyAc2SgC8wAIw6IMSiIM2IIMl2AE7+IAcoAKL0IstaKN3gAcaMIA8GAIigKKP0IclAIL1UzcKEAMbYIISCAIMJBxDooH/JsgDfoCCNjBHBTg3j+M3D5xAOeiDB9CCATCAQEAzxpkkzEjBpkgDHbABSGoALTBHGxDHfGAbRDEeBjIi9VqQ/IAx/wI+FhouA1MwBFquoyycpBRKBvsdpRzK0gs8v2mu9InKp3QerHwvq8u5qvSvq3RKrqw9rzQcsGxKo5TKruQPs/xJnkzLrAxLuBxLqBTL+yJLtmwvpnxL71hK6+NLE6JLrbTL5BrMubzLujzMwpTLvlRLvPRJx0zMxoxLtJxMwWTMwERMw7RMzWTMD/pMVvERZRFLCgEdo3ug2vhFs0wNm4A4PziqcbkJRMkh6EtGp5g+UHKRJNEigmCEELsA/wbgh0V4AsI6I7jJg3DTEytoARjQhzx5Byr4NxPggSrIEweYg7W5QUNwgSzqACvLCw0wATOAASqwSB/gB/dLFI74PzaSAheQh474ty0YAoczJA+chABsgCvgCUPAlHxYBAs4I8PoAwNsA/J8h3sAs3hYAzdQNgZdAx7ihwrgB1gpOeckrDGYAh9gowngCT0jlprhtHMJ0UrbGVSrs4w50UIjUY4Zmkf7MxMNtI5psxYFmU/ztDpTUUBjURxFGB39NB6F0RyVURf90YoJUkfzUSK10RdN0pJZ0lyD0hi9tBlF0RqNUiotUikd0ixlUiOt0kLr0SftUixNtDsjiTThDv9uYh2Lgqd6skQiJCVPGwwrC0Ya+ogwsQ1DMMYUs80fWsY0UsVc4olAIgkq2Acm2oInIoigeIEdWwt9/Ag0QqtBKgyBhAItOBTgFM+9Iat+wyO9GII2woITUIFHeIAqoAd9oAfCsgIV2ILxNCsqYAQqwJSJXAx4cAAFGAJUvYI1cdQ+gAJToYKQzM5VpSPEghVlXVanUFbGuQvnNAQJCE65wVMIAbrPgY6pQ67xuhLZ+x+hvFbbA9e0FNdvRZ9w9VazAz3INNd1JdfGdFfao0p2Zdd3RddyVdd5LUt4Xb2/a1d9RT167dfP+9eolFeB5Vd8tbmEzcuF9dd6TVdtHdf/hYUPhCU8hS0itWpYgJ3Yc9XYeA1YjHVYkIVYeLVYkf26jL1YlSVZliW7lU1ZmHVZmQ26js3Wjx3Yhy3YiM1Xj71XkA3M3Nyl3wGlXwwf0+Q7ovM57ThatEPTrMCjd1C+GloWj7gBqsEDTUBGP52+gXDZGqIUvwJOJ3qCQpWHKRIrf+BOi4AjjaiIDqQDJvgHLgiAJQpOVHWaoCBUNdIAvmgAMFABPHiAHEiTiwArH4iDPRCirsAIQcFAU+mIwE0MNGAEoAJPE0ABNOjAUlW3BLiLjFDQZR3dZl0cARCKwjiMEhABu6XCXCQlXRSl1w3E2ZXdUIrdi6rdLJzdldqp/0vc3UPsXTg1RUrh3ZfyXV8cJePVQVfSXeUN3uMdXj5c3tz93ef1qei13umFXuZF3tu93rERXu3VROpdqe/dXuztXuklX+6t3uR13fY1X+eF3/R13/O13fqV3/ENofh9qfsF3vz13/nF3/DN3vdl3wBm3v8FX9zV3wPm3wQupwGG4AJW3/EF4Aq239ql4AYW4P0t3v5V4AkG4QhWpxGelA4W4Q+WxbYAnOUYwzxtPpviQWR63Th9kpqKJp4qCrzoihlCExiZI+eLAgrlWtt0tqLYmJTAiN+oLOBU1CfQMLhhAkjtYSrgziMIhCK4R4jcgsQAALRtgg0lXAzAisrisv+8AAITGAEjENwPMJQvQgkHUJsHsIAnk1RSbTjF8AdHVYse+CIuQpQC3IAOfQEaOAIsGIRB0EeNSNbRZdafcNbT7YozWiNCfq4MWR4KOpzd65+gBC/ZAcoXA2XeCb5Plq/sMeWS5a1UbpFVVq1WJkYDgeUMapJZJpFa9mTqCmVVDj5anh8MWrBOVrtgJrBhrrBRRuVc7klSjmVbFmZedmVfxmVgTmboKmVpvuWe859ivmYR4WZrZuVlLqBdxmZZhmZzfmZjjuZzXud01uVmHmcIKmdnhmdlruZTvuZ6ZuZ7VqCJqKkdNq9Vya/Yoi+k1TkOY+W4EImUYFSqFZe4OLH/2uzaqrgKPArMp3kXtGGAR+AquIWHbnSLF7BVPMCDeRuCf/BixbgHepBPdSTHDXTbjAjVIMAB/JOFDriCOcoJB2CAIVgEGEAiK9IHUQFBP1qUgUS3ITCB7jNpdeQ/8ryDDHADTVgBOEgBHTAk0X3kPlXWSEoJovg3d2ijoJAndVIoCQbhRxzUnELh/T1rto4Ut35guJbhub7fciqmoFrgU+Snb7rrDa7rauLgt2apv+ZrQvRrHgRsUxRssyZsujbsxUbstc6mwx7gytapycZszdbsveZs/9Vro6Xszp6nz77g0gan0z7gzDbt0QZtBRZtuSbt0I5ryMZrx75s1K5t/7um7di2bRJG7LwGbsbu6zXd7N3+7d6G7eFe7uRu7sEO7gnObeRm7dSmJSf5j3+hNb6xUhqVzRuFmpyhlJy4CCoItjMZsdNgCWSb6CNeRoug4OR9Ln944ifyMJDOBuTMAbMKyDzIB34ogQ/gACNggzRggiAgnIugAQ3ltotDASlQIn3AlJTmtozT6SEaCEuGgRsrscL4wARfDGpDt+7bAvB7BO/jB3TrC0fagci6jC2YAQFQBEfmaq59KsYhCY2gB+CssScALQRTMFRmEH2+Ll4WzfEB8lJGcvZR8lRmcnClqSW3Edpx8u6BcnSV8ien8iTX8ivn8ib3ctQB8ygH8v8vx64iEnOaQ3NOpqkz1682hyBNZvM8dfMxp3MtP2ZsNa06l3PnIPMsN/M7h/M+7+Y5J/Q8P3JAT3NBX3NEd/Ipx3NI33JJT/Q3D7BC13Pd7PJGR01MT/RIf3RLH/RPn/RLR7A4N/Q/x3PBSBPxXpNvzg2zrjx7pZswoTDoIb7TaQ1XstNhvKGkAhs3UYqr8dOfiIAzmIGr4GQq9xYeZwA8IIGgHgkdoyLCmvA3EPAeCIAs4mO5/eKOwKMIxIESGAJ1eIAfxxsgQDgOeAQT6D9VhZKWVuO+YATByogBdbgcG5QPKINsnAGAB/hsZAEp6ABHqoMXv4wIKIJ9YEEbh2T/llM5AZjtJarG8YxuKNxe5/WU9XVrjk/sP8x4tR554y7DOPWUj39Ek4fdkb/retpg20X5xq5h4uVfmS/59YXfmwf5lf9DmQ9smhf5n8ftoAdCmyd5ns/5mEd6lVf6o095N8XrpYf6foL5p5fuqLf6lsf6qq/5rXf5XpT6qwf7oj/5r595lhf6s8f5Dx57ok97oz97oId7sx96tn/gqef6jtL6oZ/7kI/7vkf7v6/7rb97sZd7we/55935pm/7h7hcDQN5aAKt16YmXZTEyt4ooKJdUyKKGIKH1wQKoKEJIfQHY2QKYz/2imbpypr8HFSwjVZUOy7U4xQrg0DqHzCU/0Al1b3CAJ44q0RRA7AAQBRIgIrYvw2IAoBjo06lo412ogA9o2TRsTyoz26cIzRyzkHCC+7UB0XIAG6YHFjhAw5IAcd5+BvnITWriLMCCw6Fmv1ariL3nN1xIQ8S5fPo9PzB/91S9UwGCH/wBOobCK8gQoMCFyqUt9Chw4EQ/UUkaDBhQYYaJT6k2HHixZAJN2qsCNLjyYMiVZJs+PFlRZYqRyqs6ZGjSZQMM86U2fKmTpxAZWK0aTMn0qE8i/7kKFRozKU9mwI9OTHqSp4/k0LdmdVoyZddQ1qkuVWsTqxlfYLlmtbrWq1t0V6F21MuSbd1yd4F6/LpW75M/VYtnP9Sqtm5gPdajEvYadDAjftS1RuZ6FTClg9/rUz3MmK2eT9zdux5MejOmkkr/YrQ0NB78OgJrpmQNm6/WmN6NWs1LEfYbl1GvCdPNj1/79r9a87IkErZa/0ZujHDHp54/7Q37+79+/cILRBkcDGwN1HYhvSpp05dn78LDPKReFIQHrwCdPpAyUHFnwNT5PMAOLANRE8BTZRgAhcYnOcPfP9RAYEGJpBggT/+QADEFh4gEYMC+ZjggRTrCRRgCXHk0AF+DznQxRYMYmDIC2CoAAsKAKx3D0MzUfECDV6UEA+RRW6xRZFJKklkd0X+04IAx2VIBRYnMPGDCA5SZJxsXc7/Bo+XyIE5Zm60iSlmmWOe+SWaZH5pJptqHqfmm26GWWeaa3Y5p5e56elmmnDCueedfsbZJ55xDgomn4DaSWegitLJJaSSFpqooJM22uafbeZ5KKOXZipqop1uWmenmFoqJ6mpRjoqq5XCimikprYKqqeo4nqqoYvm2qumt/qq6qyhyvooraXuKuykxCJrbLKuqmrrsdLWumy1uDpLbbTavvospd0O+y23jlqrrK+8rprsp+kyS2q7wWY77rTYitssufaa62297s6Lb7/y3nundGweFxOshhb8EJcHEzrntYiGyafD0DrUHsbsseeecAsJdA8Vh3T3jnTrgUpbBgjM/5MdeC27/M8K493Aoj7hVtpSQjzKt0V9tBVUgAE+9GeIITRMUcIDZMBjsj8SAFEClhjI04ELVAxkcoCPXDgQhSZsMIE8FJaAY4n30AiGDyagMMFr/tSogglR4+f0FkRUQYULAvnsnj8/DnBCESEsOTjhTTIJpUSwXaAA0mQwMqZplGVmF14rTSYXXkkNd/nkR8GEVm2JASdZSpyL/hfpQ5kuGuqMlY7Z6R2NddnqlcueOm+ws36766rrbjtkveceGvCGGW+baqPN/jrxqy3ve/NnPT988p5Pv1H0iuGOffWjC8995Mpvj3z41o9PeefeR8Z8962vD337vL9Pffnq//9Gv+Tif09+/ubvj37sgjc/8PXPfscD4O4EeD8CDkZ/A+RfUTRmlNxwDj2GIiBVKNM79zHqJpXLCMVgcx/mNAc/GyOOQOCRgRkM4APbeZnLtKOdLXgBATeAT4vqUhyHVUw6/riHfLQGAxfcpwDZEJp/qJCgBYkADT/0xxgYx48fNGhCICBDB6hgCHnAY0P0GeI9NjSEDcDAbVZQQYxQUCJ6GGJDW8CSE6lAhbBpoAT5oOKM/EGDJqTNDEOkQnIMoYYknAEGc3zBCQ4wgx1EgHCOdFJznASHKElkDFNIGwrQcAWIEIxf7HpUxFYFrGIRylGkDBjBGhUveK0rVrk6F7D/UvlJWLaylK/k1yoFhi6A5XJis8SlroZls16aspbQ2iUrTznMYPKSmbIsJi2VqUpnHiuWuiTmr8B1TGyi8prU/KQ0f0kvbi7TmuDUZjmNeS1hTtOcxQwnNIHpTlsis5rGTOcp19ksfGpTn8+85Ti/6cp6njNV/IwmOtupToIOlJxXew/TDJIwUH2kYQ+zKA87+c8eUuxjkgKWR/SWQj90Bz+y2RjGCHKDGiAAO48c3AthBgcEsCADBu3gXNajOAYM4UIC4aJ+kCgPfbzgjEMwAREWEIgpqCAIOEhblsIGBKSWgQIDYOoWoNAggWyIH2SEzduGEDWQIZIJMfqAFhoA/wY7CO0DTDBBllIYxUeIaARsaMAAbNCHLXytbzViAgcQUAFAvLRwkTxcA7RgVRvAbUQwcAht3qI50MlvLjmBDGabJxUHvq52mOGs7zy7Wf/RLnSZsd1kjaJZvhgwd6Jlrfs6+7vPkla2q51Ma3HmGtjKz7a7xW1sQzvb0eZWtb/dXWoZKDnUfs64jiFucF07XN4qULi3RW5zlTsY5s4OgsvVHmO8u13wlva1wO2tdY/LXcmI97Tk9e1zqWs86V53veFFIE3sW97pnre69FXve9Mb3/7O1yMR5dgJC4NCnboHdY+RLHsxR5aOYfZ26jmPceBBwn88Dj1bwo8KWYCAAf9woAT8wMOJU4ziFaf4xFs4ABsQYEMWxTcj6kFpggcCRAZo7Qn0yIgR89AfvOmRj1sowRBiZAIjQKIPcqPbFvBAVxMMIQhCcGKGKMRXGJynrHETgSAOQoMwmHUI+cjHkeJghGw4uUGwcdsSQrSFfAzhEXgowSN+IAQpFKSssNBCCjhQWJgeNh56gMMOhoAHNJvAsU/UIscindJJQ7TSGbsxpSeNUktv+tKczjSCMW1pSeNY1KBmMKo7HepPS5rUplb1q03d6liP2tOpPjWrUe3qXM8617D2Na5vXetVC/vUpR42rXWd6WMrm9jM7nWxfx3tYDNb2tWmdrJ3XWxoX3v/1t02drZt/exlh9vZsiY3r8V9bm+XO9nSNjeygQ1teWu63doeN7ybXe905/vd7kb3tgGO73/Pe9rs5ve+A95vbCOc3ty2t8FxfbWNRUXdkXaJsjWG6YEffN0dS/imI+KzgVBhw0sbNlEy0ACWyhgBLH+5jGHe8hnI+AY3PSltKUgP+dDHPvAAKh2QaDXqqAEMbkByED7QAzRYCa4AoMcLIGADHJTgSEFogxPo4QJGwKerHoCBbByyRx9ktYpU0Eec+4CHLcShDQ1IARiYAIsskVyOKThBHU2wIDm4vQNXgMeP0BYEEQCgED4YtJIMFw9A1GEHVc9HEEaAxXskhywR/wHh8SQsu9Fi/vJsiZ3ndWua0GM3gdEjPXeBd/oKWk/1nUG9Ylw/etYDR/YapP1fbM8U2CtP91Phfet183rcb174s6dt7Y1/e+TnXvm7J75TfD8S4Cdf9MuHbvGt/3zmZ9+515cv6bXLEuo3X/u/h74HnX9+7kdf/dNHf/jbi3n2p9/876d//PHbfgLn37Tzx/7+ed/2AWD9CeD6EWD/eVYBpp77jV9ZGAhBiFr6OKCuWQ5saV7oYcVuoETBjBfDdBBsGMcVvEN3XEFrRJpDUF4GsADN1QBLuaDLvaAMxqALiph5oNBV+BJO6c1FMJhBnBxOmJA+XIwh3AN8CMQW/f/QQQyhPECHcfTIx/iQSlzMxrjHxRyI2ZycPHDSEhaEIXSYQfzdQTQhbUAHFQjAAAgO4jHJd6zAAOiAE4LYQgQbsWlbvNGhxw0cx+GhxnWcvxVcH4IcHrKbtXlcwYVaId7hIepUIurbIkJUI/4huEXiINYbJT6iJQpcJbraJW7ixmkiJnIiKHoiJI5iKH6iH5IiKgriKSKiKXpiIN6bKpZiKrbiKsqiLdIiK6piLFocLzqiwlViL+abLQ4jxC2iMTYcHwLjHiIjMxoiqEkEpZTEuzhgD4UKxYTLNdqMRQ1UwbBTKeEWDmlYd0CaqIFE2PmDefhDB7RjCrhAO3bAO7r/IzymQDvCIz1YDX4IE+T8xo1JlG3cWGOEYEVA4EEkoWyMSUHwiEGc1D964Qk9oUpElgO2SHQA5EPVCUsYCE/IQzsMAiOtIXd4Bw7UwCFwYAeBxP+xjgfiIIStn4LhFvANYPslxkoqYAaWz03OVv15nk0G4OpVZAMJpf/tn09+HlAOH1H+5AIq5Uoy5UweYE0iZVMe31NSZVTe31ViIOvRZPpBZVdK5VdiZVhq5VRyJW155VGiJeeJ5VqST1YS5ViyZVH2pE4mpVWeJVyWpVy+JVzE5U36peXxZWDeZVV+31zuZVq6pWECplE2JmE+Zv/sZFBupWK2pVkm5l9Gpl3G/wnDVEwBtsadUBZvlOYBoQYVdsVl1VoVwoMjlBRmIcpCPpFD3AeE4BCEWCTgnV3NvIdqomQ4XiRFmknotYdMSCRxMsRx2FgEts1GZsgO8WAHShxFMmSDWQRyTpwIvcMLcIAerCF4VMALmGA/nmIzBiMmwpokKuIyAuIsQmMd/qJ75iJ81qczzud7SuJ6ght+0qd+vid7BijD8Wd+Dqh/Gqh8EuiB9meCPhx9Cuh+OqiCNijALeiEFiOCYiiDauiFwmKGeuiGgmiHmueHkmiI9trl+SA1GkumwElRuEs2xqgOXlRDPRS1oQ51yEPJlVTGZAbOcRF+zJE+Ah6Q/lTfcP9RCuGmxNEEnAAFR2pKBCJYRi5kqKRQZM3JdboJRbTHxXRERHVeUIzcyG1aRmZpQhJCBuAAeHqHGw4ChAiHdEyWSl4gYIjGauakT5SODpWWZeZXnr7kZvaFn27gnl6moFoghNHPWw6qS7JPYjLq5zjqoupOpMLPo1LqbypqjSHqnmrqoYZGpXpqBGFqooLPpIJqpprqpk5HqhrqqLJqqbrqdxEqezXGqXIqoA7mp+JqoQbqqKJqrPrqocJqp6rqrhJrrtrqqk5OscrqeNHqfS3lrDaqpd4qsvaqrv4qr9aqtD4rtYrqsDJrsnare0Ern+qllzDEp6gO9YzmfZkmCtX/6fsAZFOORMbp2HJ0R4cVR6VQaYYghG8q2JzwxD925qJcKacdJKtSJOZ9HOdcaZzy4MjxIHZOJOQcUyd5lEdFLNOYTEFMrGwoQhomXqFBUiRVABW8g+wok8XQqC/JKCghSzayyql0ksLUrC5xY7BsI87Sk86+LDf2LMYKLUbN6D5tCtFmlDfmbNJ2o88yrUZhY9BG7dTuk9QiLdVirdUW7dIa7c/SbNVqlNaKrdNiLNRurdI+rdc2Lc9mrdfubNge7dsC7djKbdeCbd3+k9nS7dx6I9vGrd5+7UXl7dmSbduibd8ObuIOrdseLtnereJCLuMiruPardri7eICLtwS/+7aNq7mdi7lfi4nHQz3dFq31UWFZpytxeeqKezqUphOiBB+bNgV4NjkfBydSOeXeAzEzMZN+KxbwG5D2ujFtdqUUtr</text:p>
      <text:p text:style-name="Standard">xZmnxcul1puamimlPNKnDGoiYOEQ7KEJImux2JIl3fAANDMIF+dcJIiVTooYAmVaopsZqQeqxIs/6WqC2lu5uoWr8uu/8wm+4elj7MupQsmr98u8EAjD71q/+/u90fdAB4++r2u+yCjBLJrD/5q8CT+uyFnC4OjACv28EL7AFLzAGG5cGl2sBibC3VvAEl3D7djAFp/AJi7AJb/AKE3ALD7AEwzAKy7ANuzAL5zANc/AMYyoOk7AOBzEAm/+prnQgB22sQgYgcGlevCqrSSAx9CCvP1QeOTYHpA1vm3yMDklxnZDEk77Esh3LVnpsdHChYzxhlwYHxRlYzvSgFR5imRrnWuDcZWSYIwjAAqyA9m4vG/6DDxQCyewEMNrh67Ju6grofQqjiKZnI7cnI5toJE+yI0tyJVMyJF+yJmcyJy/yJntyJ5foiI6yhH6yKJdyKJ8oKSfyKbOyKqMyKMdyK3ecKb+yK68yLacyLidcLe+yIcuyLaOgb0Kry8ZoUOgJR2ljOhntoGDpzHZj8Ukkj4QMbH6JTXbsxalaQyotlSrMUwAr8aZUOH/YlpwKleJck2oxv5ZzxC7xTXb/bMOqWs2SLpgIhCIIQA2UgCb8seH8gx5wQAooAkAuzF5A1/1BMXqAqVpo4FjMX0x+8/mGxZwqK0Q7tGsVtK4GxUFftEZn9Jxa9GhMdEV2NEh7jkiD9FE+dHNtFldsdEhXZUuPNEefdHXB5EzDtFi4tEnjdEVHtEt+VkyXtETzNEn79Ep79FiqdEMjdUqv5k+zdE7L9EvzXlAb9VJTdFErdWBAdU9rNUZj9Udb9VYz9XQ49VGDdVKb9VVLdVPfzlOTtU1PdQVVtVd3NFq3dYWtNUqXtVufNVvz9UX+MlX6RI/2NbyCzvM5NcOyVjJL40FQR8h0gHNAjqdNqVMgrMVm/04cL5gzKvQcQhdF1jFOEHTD/K7FEnIcg1qXdqlB1utxToRsnOELtEAjjWR36EEQDIAACHRhFDJ6+naEHvKAmi6BnmdwsyZwP3Iy2icvM6Ivv+5yKzJ0J7clOzcsI2h0+3YuZ/dxq66/dTdxf7dyUzcmc/d4i3d1m3d6k/cmq3d5szcnu3d7wzcoy3d80zd24zeD2nd96/eE8nd+ozcpivTKSm3LVqQyw2zZ3lzMcrEtYSlmVSdFzG45JmH4YbM4G6/LCueh5CSBjzG8GXicpusXqzM5G3jFJjUEhrF29+ieqAQ8EIIOvIAXcEAQrMEa4IEb7EAK6IAAvAOHS+RmLv80slpj9U1q8RWm8iW59kgmQssl+GG1kUM5/0k5mFJ56Tn0lO9klY/0ljNxlmcWRIdmmJ/gRMcfA5p5ZzrxkQ85RbN5+RE5nsJ59sn5m/NPmw/mnON5nLs5lqe5nf957Im5XaP5oKv5nttFnj85l5d5oDc6oPs5pB/6o4N5pOv5nSt6n2O6oPceoZ95E1O6pFu6qHP6pHs6omd6lHv5lRdmIhtglDLvnzrYWBOwyC2mxGppSvKIP1wB7RKiO1OgZzO0HU/YfYq0RCJwWDxpG9uovX72UXjJOTfKx1pssccv8JWMQLSDAOgAAXw7AeiADgD58MqF03LuNK3JwUpuMUv/DItOS9oqVDOH7TNvk7lUjL8oc41yCr4LTL0vE79TSr7/e7qjSr/PKMG7u58cvCslfMwSp8D7O/AqvMFEPMJP/MMb+MBjvLpXfO9e/OR2PMR/fMNz/EdpvMSH/Ml348arfIuiPMjH7cuzfMrL/L1bfMm7/M2T/IOb/MwzfM/rfMDz/IHb/NBzi8OLPMznvNEbPM4HfdMv/NMXfd3+/NTre9R7PNL7/M5vvdA7PdFjfdXrOmXORDAmWEHGJ3Fz6BzGm1pg88SVHCGUEJh/mA7q7qWkK8xitpJvbEe1bL8bCpkKM2u7sbMz72p7RcGQ9t7G7JmMrkeBGH5Ax0I8O4M5/3URM7FaCPFQbmBeZ5BbZzADLyZxSZdmkj5jS09L0i+tN5+fro5Mqr57wf6se/rrA3HrM3lbRnBfuz6uz/7n6yVfxv6g3z7r977u1wbvB//pY2bqF//v375wNT/61n7wGT/+Ir/woz7x2370I5/pC6bzd//1f3/pyz72L//0i3/1e7737z7wr3/kjL/1J1/6x3/4z3/75/7207/7AwQ8fwIFyhuoDx5ChAcJLkz4kOFAfwbh3ZN3r+JFePQyYvRIcKLEhw4HcsTIcSHFkCoNsoxIMeVLiQYNKQQ5UqAhfzp5htRJU5+/ne/aHVP0j9HGe/TuLXXK1B+9qFOl3tMHVf9q1qj67m21upSqv69cuX51epYpWHpax6oVy3Vq16pw25J1WxVrXLxh2eZl+ncsU65/+Rae+zUuXKhtqXZ1WlYwYrxP0TZNm5Zy5ctoN1f2THkzYNGjQYu2rBkwaM2nTbPOTLpzaNepVcte61l27aa6S+N2zZs37NOrgZu2nTr2atrGZyMf7rx18KfOiTOfrZx6buvS/2b/vd26cN+2z3Jf6v216uvHfaePHn56e+iZzd9O7p4+/O7ylZfXf54/8jD7z77nvlOvPvTmW0498ZITcDcCFexvwAbju29B/yzcD0MKI9wQwA4hXK+5AEk80UEDR0zQxOIaTEyut2LUikD/yfT6Lb/0+KNMsQNpDEstxOSBh4p3/PjnH0LeuYkkiAqaSSSRSFLpSZCoZMgimZyU8iYonYypyijD3KhLMkNqiEk0MYooJy/FdBMmKyPSCSKYdvKnySbP1DPMOM/Uks0/6wzUpTTfLHNKMcEU1E00o7xSzi4L5fLPSSV901JAM4300UY19ZRTTiFddFNQK1W0T1PHhBPVU1cNlVVDJ4XU1E1JVZXRVGWNFdNeX7311VpBBTZXYX/VtdhgbUWWVmWHZfbQYpd1NVlpn6W2WWuPxTZaWqedtVtfcyU2W2+vBbdMbceFNl1zt0VXXFFbhffSetfltl1xR2U3Xl4dpbdT/3urzFNgVQkWNNF6wVy4TI685NMhh2/iiAp4iCKknX/ayckhhXjSp6eQQR455DtrEhnlOx3t8uSdQDb55ZZLntnlj0Vu6GSHPNLoJDJ7xsgmmAtaU+aYYzYZ6ZIpsmjnNTn2OSGZkW6J2jT1pPrLYLd0ieuVvKYyUXip7hrNsL1+EutT3VX77K9ZXbvrtMd+W18o50abW7jtbvtutu2Nm21w9cZbbr73/nvvwgvHG3HCA6e7cbcBT3VwyROHPODHJ/c7c8A3J7vzyz8/PHTHR2e8dMsdp7xu0y9nPfK5T29bXtdX57x21d2GPXXZX8edV99vBz134XcHHtq+lSe9+P/jl0e9+eUXpz1459uWOmWb77xI8ZphpnNN0PtOF1EyJU6Yae57Puhjggh65xB8/GiHqPrpv58oRaigP/8i79e/Hf8rUv38YD8jGbCA/FNg/d7RwAYKEH8ArJ8E6ac/BvLvgBec4P4MGEAGOrCADmwHBQ+IP/yVsH7+syD9QuhBCRKlSC8cIQc7SIUQdhCFAsThCU8oQgP60IQPxKEDP/hDHu5wiEdUogaD+EMnInGBS3yiEINYRSZecYpQRGISsUhEK36RiljsIRC1uMQohpGIZeSiFMcYRjCaEY1tVGMT6dhFMr7ximfMIh7ryMYiulGNa0SjF+eYxzj+sZBwNCL/Ivm4SD9i8I6B7OMgI4lHQe4xkYB0ZBozeUY9yrGRipQiIUOpyVFWUouXBGUmVclIVk4Sk6VsJSQBaUlYrlKWt3RlLp3IQiGKMYNWxOENeyjKIXISmSYkISATSMBDjrCAfiAEkjQWwPm145rYDGA7DjG/a3ZTm9z0ZgDBmc1xWjOc2rxmNre5TXaes5zkhOc4z6lOe4rTnfesZz0xZs50vtOa4MRnPv05P4zhE6D0PARB03lPhLYTohGV6EQpWlGLXhSjGdXoRjnaUY9+FKQhFelISVpSk54UpSlV6UpZ2lKXvhSmMZXpTGlaU5veFKc51elOJ5pQe9KToexsp0+B/9pSdh40oj4NqkQdQc1uLvSaRsonOdHJzaouNJxYjWpV7wdQdBbVmwvVKkS/edWkUvSb8yPKVNka0KHer6r73KZA/SBQd4qVrVrFazuJUtezKhWqPxUsUAk7WMMWFrGHVWxiGbtYxzYWsoJVxGMpm9jJRhazhr1sZTk7zs1mFrTa/GxnOTva0GbWtKSNbGpP61jWqlaxr22tZWEbWtnWVrK4Ra1uKXvb2eb2t7sNbm95u9riuva4jfXtcZc73Pk1l7fQHa50cUtdh15UqIa97l+T+09sjlWuQs2uOp86P2p6cKGO8Gs3HdGOfo7QqtEUq3zxOdlDvANjGGtvfrmJ3/92tPcQ9oWfVcU6YPiud7IYC+x6n+veEYo1wQ9mMFHKC2AHK/jC+VTEfNnb3/S6d8Dqper9AuxgFsJ3oUpqMDgjvGG/PrfD913ohv8bXwqH2MM1xuuHZWxVAOO4xz/eMYFzHOQcC/nISTbykoEMZAIPeMdN5jGUnWzhKPOYqkzGMpJ7PGQkZ1nKOtYxlYc8Zaw+2cxi5jKUifxlNI95y0VmM17dXOA0W3jNZYbzXJVcZTnruc59jnOX5+zjHIP5zoYmNKAP/WYk4/nPRE4zovcM6UVLes+UfrSiyYzpQGtZzZH2cqPtXGlOl3rUPda0kvfc5TaTWtChvnSqDexoVuf/2dOwBrWlO03rM5d602l2NZ11HWZeo/rVqrb1kltd6Ekv28+zTnatgX1rUU/717E+dpGxzeddn5rbxFZ2tZmNa19729jTxliC/dvi/q7b2j3Or3/1G2tQ6xmv9dYqmf0g5H7XFX51jfCPPRhAar7XnGsNYHttfObJWhW+VBVvwb0rT3VKNax8ZaeReixVapu1nQ8faD4V7vGFA3yscC0qV0tcV6GqF69qhThWFc7Ut2bcnvt9rFRTS90GR/PA3XUuNjEuWqIPHehJNzrSMV50GDPdm06XcHGbDlQXUz3qVo9ncKtuz6s7t+ue3Xptwy7asc+27E/H+tG9fnbVpn3q/2DPetuhznax113pape73c2Od6l/XbdwBzzX5373tec97oEvfN8P/3e3n1bwj+9s5P2u9crTvfGWJ249Ic5ni/M5sjU/MdIv/lUUO5TzDQ1qeQ9xXjszuJwCBSeGOf/eFD9YnE/NvYPLauX+GtTBt0dqxmMf1oB/16/ffXiJ9ety3ZeXoDJ2PpGVpGCBQ5T1/rw98IHPX/5e9vlW7WvM24nlK88c05geNpuJnGUx45vbVu41m31v/mSjH/7ifnP+8e/s/Sta/dIv3CSt0OovAH/N/5DN/viPnBJwAA0Q/how/wrwAAVw2Agw1Spwrwbw/PSP/xBwAjPwA+fKAS8QAv8DUAIPkAJHEARVUAQ1kARD8P5GMAXxbQVhsAVt8AUZkAP/bwErsAbV7wZpsAcV8P1gMAjLbAiRsAgfEAc77wI7EACJMAp98Ah5sAqN8AT1LAkxcAaZMAudkAVj0AW/EAtLcK3yjfcyrMECiL/m5wV1jr8+cM46bdMw7L7iy8PW67+mj72cj/3Kz6k2y4OyieECSOQQkapgTubuS632bZtMjn7Si7CkSvzcSeF0j+HK6sayaq3s660maq3YKfxU77JEr+Zcbq1W8alMjuYuMRIL7szYLsIUsQ+7yel47qfiqef4brRGC+GK7hR/Lhc9a7GE0Rf57ue8jhaV8e+WDhr/Ea4Z8+4Zl9Eaf0oXqdHqoPEa6Skbi5EZr1G2vtEbt1EcD4scL84cg64b1fHAwNEYzxGx0nHxlvEX0ZEYyzEc2ZEf9XEY3TEe+XEc8xEgofEe55Eg6zHoDnKw6FEZF3IfKzEhH3KzGFIi31EfA9IisXEiEa8iI5IjMbIg7REk/dEZ13EjTVIb9zEl3fEfFfIjA/IiX5IiubEfXfIkWbIkcXIlNXIn544mPdImB1IkYXIo8bEoa1IeG5Igg5HiGG6tGO6gWDEplS4W4zEbR1KxrEmqbM8Sgy4SZS4sja764Ou85On5NktJoKrDkK+ddA4OySv3YK+eDPC95u32Hg7j/6SP44gP58IK9iJsDgNOxPqK47ipFoUvwzBsLqGPqt4L8LyPDcNvFnUv+YAwyhqQqnAMBfeqwBauM/FvCvvPCLGKC7kQANuvAn0P/Q5xoaLSAoVwA1swBQ3Q/aRwxEjNyWZTNqGQDGszNpWQN1MQOIfsNv8vN8dtN31TOH2TOFmNN5sz256T2aLTC6dTN3/wOJEtOaltObNNOj0vO6/Q265TPJVTO8sQO9GTPLeT27qzBW1TPc/TO9NTB51zPOXzPtezPttzPuGTDPWzN/kzPoPTPAG0OFVzP+mzQI3zP6GwPwU0PBEUOpnzQCG0QRV0QBk0QA0UNzG0Qx3UM61KMv+7zy2zrzzx7d9Kzf260Pz4TUS1SfdIFPeyz0HLr/WQ5L0UrqzQ6cwuk97SiS0hbquIbhFdDhpJLBXLjw+zyvMSaMaerBDhKhavqxQT0a7gikcjjkrJiRB5s+Qo6rPKa0lVLBkLr/jcEkllsi+1SRpjkrxkErZ60SSl8d/cNByrkR/vcg2VDjJrEt6k0U757k+FMlDtaVD9dOme8VDHKVGLrlAZFb4ElSnxtCMnFVMdtVK5ryoxNcI09SI5NSg9tU9LdfEidRsb1VJDUlQBNVNXNSPXcFTdjVJDVVZd9VNhtSBRlRlVlVNjlVeN0VdNlVAXNVVf9Vd31Vh7FVmJVVH/L5VWEXVTb9VQm/VRQbVToxVbgXVZhdVapzVYyfJbbTVcG2xYr3VVZ9XBcjVZT7VbxZVdnRVS39Vcx5VVqVVS4xVdW7UNuzQPJUr07DQrExGoarUkpU4Rf67EIG6zthSikLFEMwZJ9jDG/BKblMQNTYzEQEzm6GsOcy8R24/58BTDrg6dQDGsLgvACgr5OMz5/MrCTLboMjaBylIyD1EyTdaqxrSAJHPd/tA0awyunkrAbtPAuPDjKNQ4B4zC+is5c6wTc63cwC01R/MtO+8Sx40AW3SvDnFjiW0St1P0ys9pR/PDwlYIKeozzVZoj3ZrJ2ptfxAqgzYz4bZs5Ra9/8RWbe+WPOdWb+32X/EWbZVwbwO3b/M2bQE3DQ93cN9WouKWcd22bh+Xbw3QbxOXcg3XchGXcBV3EXOtcSc3oiB3c0NXSj2XbS+3czN3cUtXck+XdT931Ex3bWM3dTnXcUe3ckH3dWtXdzWXd+kWdn+3dYP3b21XcHu3bJE3coXXd7Fvd2dXef+VeV3XeZeXeGX31Ro3Y78PT12MEf8wbFkTCteLykDzX7/MA2sMqbCT7WgUw8qSxs62SgPuvLLrmtorgYT2EKaye42URvNSoELW+UYLeuEKS0HRmgguFEFR2biU4hRqm2BuD1u0pzR2bOtrM0Wxp7bOMfOpUNW06v/KScSGseVEGDDdEvxSWKFY+CYxa+wSlWjViRHb1KDA0U5xUVM/VerQ1Wc59nu10ocXE4iB77N6uFJ/2EyNWIiTmIiXeF2b+CKVeF6PuGCd2GerWIpDkop3eIv1sYuDWCGHOIu9eIyxeDG1+Iyn+InV+CHJOI3N+I3R2PvcGPHguI7l+I7p+MLsGInZuIzFeI4BOY4FeY8JOY8N+Y+5uI31eJHBuJEV+YoRuY8deZIZOZCZeI0xuZA1eZA5OZE9+ZBBuZIlWVqN8TXJdhb3FpLr9SYNdh1X7utY7LsITKhC1vRe9oOdCmR3VkZ5LwUGYB7mwR6GuZiLOQqI2ZiV2R7/hCEKFiADehTeVpliVfFl0dKcZhQwS9FORSxjI4zQ3NL0otSbGBHmFFgwJWxhsaqfbDSd+ctvqff4GFNoO8//clM1NzgPIZdsNTPUutM9Xc02z1fWam4Dn7ZpsYzSEjoTy9PCmpbLHpbi6Pc4HxrcVnkVP1eVARCi37N+NTpFxayjXY2vJrqeKzprW02ih/akpXZjI7qkWdprXXqkA5HiinejsaymD1pLQRqlU1nYVhqnQ9qigzqmh/qnX9qjb9qnafqihbqpM3CnsbanDS2nRfqpjzqq72+qMdqkZ1qqs/qjrZqoUxqmx5qindqo0bqlw3qtmZqsk7qroTqu1Vql/7W6rt36rtkarLlarOE6rfX6rAG7rf36ras6sA1baPn0iLMY3mC2/Wwa3WjTC412Rv05aKMOMU3MRvM5E/2KmiSxrAIrgGYgChohmefBmYk5te0htZN5taOADeYhChpAH2rZ4u70vbT0zJo2mwLuXw9zFg0TqSzsMZ90F+cK5XwUNNGq1tBKY+FaqF34moU2V9vZtDCuhPsU+tbUg+XrU9NUoVSWhbNy8Ux4W3fxWMFvhQXrseOUZNP1lDXriaX1Tee7sN65VN/QJhNVXCPWROXUv+sVwNmwv2OrvjX1vtP7WAucv69xwDHVwUsVGBH8hxUcJCNcvyl1wXW1wQ08wP8PnLYuPL4F3MKJGMNNfMRRvMRFnL5JPMQh/MQnvMPblVlpPMNnHMR3vMJXHMdV/MVZPMb3VMcfnMfxO7dg/MgZ/MZ33Mh7PMh/3MXzO8FbXMZ93MkpHL/XUzUz2v0eGfkYkR1FrJyvnB9ZKJ6kkc1IUSw/8ehGFmO/i5fBafu0ab9Mm7Yr4AM+AAf4XA74vM9xQA4Cnc/3nAOKQLVn4Ao8rkedFkWvud82O5uTj7yDb5sQjsxX8QqoQAAIjBAO8RTRaS0tlZbncJvTGeC2acPrewONOw1Tr7fdj3w7DyqbG2u1dqVdU7KfNttO8NYX99LGF5+p+T2BvZ7luWxdM9n/QTfWJxgWOfN0S7fZ0Ze3j33ZZ3fasVrYwYzawTbbLXrbo53Zq5TaqVLZ03fcKa7c8/bcYRPbyV3boX1tpR3ewV3er317v/3Z6Xfe071L7Z3f8d3b633frR3d313d4z3gDz7fCT6Vw73fEf7fC77du92q9f3h753hBz7hAd7g3b3hO57i0c3izxbjq73iGffkzZ3kVd7hUb7l6V3kM37hQZ7jJ57mP77k+fflWZ7bXX7mYf7nZR7nhV7c3dS8u1LIaznimdZuLRg8NxbM2tfppe/Ne/l/27eD+4qa0koWB2x+gpkNWsAE9CAezh7t017t44Ga4iEEKkC2EaCuCMH6/2xY3WP9R7PsMnE7N28Ys+F3ofDBvRbqCnCbw95qphnuFUcMFdmZs7u0qkdPIHkvoa+vZ51VXBXWu8G7T8ncRlNWHbOP43iWvgHT8xHPhfl0m+806h58L1c4zXU1GJexn8K3wmG5T7Oy9gvYvpF89oNu92c4xWWfJ3nP9ns/vX9fLbHp+Ic/WZXfUpvfyve7+IPf8qcflnWf+Xnf+akfKKOf+7Efv7V/Ra9/yLOf9rdf+MV/W8lf+s9//NO//E8Y/ttf/t8/y+0f+NXf/PMfVgHinZ92itoNJGTQkZ9DCwsOPNgO4cOIBitKNCiQoMWECxtWhHgR4sSQGR1S9KOQ4f8hkyA/ntz4sCTMlB5HvhQJE+NAkxJprnSJMOTNmzJF+mRJUajSj0VPHgU6dGnMnTM7/rQpNaefpj2tIg0K1eZUjUa9Qs0q8lC7Q+/arXWrNq7btm7rslXryC3Vji6touQLWOBVijw3mlw7EedbtW4L1qU4t65ElVb1xv2HmSFdRQxdqkUQJYocPZhLmz5tOt6/ePHUtZiHgHFkxu/UgiVUsvPfuBPb7vat+x3CvG4vSsz42I9jxGqRthNOMe9B6DiDZrz9km7thyoLYkcYtzbct3YRayz/OLxctuTbEZf9XDb8+Om1P25Pnvbs+m7zqndfHl3jtSWXf2vRJZt4BNr/V958eC1231xy0ddfe+uhF+F4agl4oGwGamhhhg0+V5+HIU6IX4RycXhXXR9CKJ+IILIoXoUxojjffSuW6OKJIcq4o101AnjjjyIGCdeQL144HpBv0WhikTE6uSGPNo445ZFPWkkklhhmiGSHPUr5pYpbChmll01qWSWaY6qZoo5nJpkmiFmCOaeYV9pZpp</text:p>
      <text:p text:style-name="Standard">xt0vkmn2vi+aeeXQoaZ3p5trgnjH0qWiijhzo6qJmRKunjnZaS6GajTCY6IpSBUgrqjFwuCWGlfnIKqKeplgqhqI3q9NJxLeGGEFILYfjpfcSJ5yCr7AGo6EAGejhVZ+Yh1NZtDGq3kG9rlfYWQnY6/4YAG2essRpr3n4LLmurkRZPBBzMM4M/uBWXE4dGNkbnrnXtCuy8FBE4YkGHODDHFiRYcIhaAy22XV3SBluhohwi6FfCMkqbmGY4Lcccd3+RRatxMA12ccMeU/YTbhMbBLLFJCeWkcl+SRzcRA5pBlZaK29FVa59ncyQQhV5pxV0X+2cFMYt/RyTzWJpBNbPRve89MhJnyU0UU2/xPPUTx+9ldVAX72R1kVHfVHVYBMWFkZeI002VmN/TTTaWp+d9dpujw23z2WLrbTccbeNN9Rt73130Hn/bffRfatN+NmHd6134TktPnTZgBsuuN+SO+502ownLjfklWONOdWfb/9+ueKjRw666VyjznTnp79Okuqas47T5I/DPrvUrq+O+9cvEluvu14K9pDODgkmdmANJ1/rSeKN5RiK0h3IrrvfvbXrT6Uhp9t5JCMgTAUreIta+eWbi+49KiKYFHXNW+uSZcu5TNGwx4UNlx9fzJEPCUhE9I4lAKEEHggAFfDBG5XoBToiwxiuGAcWd+kmZAAEy4NwJCHyXIQuxEHPp6qUIxzZp01DYlWTapQj6hGrSx8UEPsQNZ8XRkhAjIHPehQEKR0hqIQPok+CQNRBR+EriG/5FYrY10M+DVFORmwPElcoxCIyMYM/hFAQL7RERTWxigXKIQihKEUfGgyIXiT/URLHs8UxWrGMWSxPGiOzxuGF0Y1UVGMX5XjGMNYLjndU4hzRWEc+/hGLf9TjEcmIRzD2cI+c6mMU87jIQ8bRj5AEniQdSchKvrGRg4xVISPpRERSUpGWDOUkH0nKTT7xip7UZCA5ecZMpvKVq2TjJ0vJxU7uyJViFGQsWznLXsISirIkIihz+ctdrtAmhcEKA5nCnQzK6T4sCmUK5TPCijAJf5PRC2TaBz84Dgw508rMWqJHF2sxpAZRqEAIyGe+eGImAgdAVwc6ojOIUKxH9GFYi3Jml2jFECInrOFDHMAAf/3vEHcAAxNMwANpUKE3kilhfiLUQQ6ZZV0pNFhi/8iSz+4NzD+AocnNjpe5iFlsgiXlS8zcdz+0AUaktOLZzE6WMoJMsG8P5IxZXArNj1BmawCsXVT6MtSPNvBrasMazj46HZQtBS1PvdlSzQY1p3oMKDmNW1O1UlWldtV9LdFqUrkq1ayCdasjGetUJRdWtDLlrWYFjFyZyri60jSqc1WrUdlqEbf6dSiA5Stey7rWs7Y1rV/9q2IDy9i8Jtaui+1rYwn7WMNi9bJCKWxRLStZx1IWsqBFrGj3+tnDBk2vUE3tZkOL2dFq1quw7WxmXUtb08YWtVfN7Wony1vBchapssUtWetHHnzFSHj0ORZwVsodsRmNeN27Gkxfwv+WvZgoQvoiUTjr4lMFpqRi7aDWwDZSvXYgYB7uhKc8zUfP9A1TQCKrrmHstRXLnPdW7WlmRRDDr/79zw+EEKAJCkgFYlnHm0bb6fsAqJ/kuO2Z/1nTsFqUT0UZrMKvItaGQMkqIhqTkwP6EQ3Zd6xBLeyLDmLuNEXEQUdF+HcFfVISL3jiC2poSGcUTwdx7KYPcbjHNyZSjg81ZCj6mI7DEpOQDUXkFQIZUE+WVJR/bOQgX9TKSi6yf45cZR53WcpZpvKWxRzEJQOyyRg+c4zS7GUVOtnNdNwwmb+s5RpCecxYxrOZ9cxlON9Zzm0GNJofo2YpsnnJhn4zouO8aB3/E8zRdu4zoRm9Y0pn0NKRRvKeBc1pMNMZkJVmsqgbXedNmzrPmU51c1f951aTWtVrPrWs/5joKc8Z1bN+da1ZPWlX57rMu751Emmm048W5oGdFaqQMsjceulnkSByGH0GAh+bgjN/kLHbd703TriUhjHDYddzdoUAe7RXXO+Fbz1nQA/zIBssA7IhDbPHHAmhRI3e7O6FD3TQfvlvLQLYNxUYMZ6BpHNL8BmxC4W6MlWdW3IsjV9cUPpYnwZWYyp9qoMtFtKaye1qEssYUXNVcZolFWTM88hktL0Xsig2Z5RjJnG7SquO69O+uio5yqDKc57fHKo4tyvKba7Sohc9/+hIh7jSgc5MoSed6FA3jNSdTnXiWr3pFnu61nfOdZxmXeeEuXrXxw7xrd936n1ZetTD3hGvk/3oa8d626sO9rqf/e5fLzvcfR7UuSdb72Lnu+A1rs+hGz7teU8823/ed7o73u6QP7zZC195xvud8HFHu8o2P/m9Z/7zks9d5xdP+sGHHvOB13zpp3b60Z9sIykWVITrWGGbspQyJiW7bnnivumBR8PpUbhkMGQzgV08aNSa31yGP5D1rls17T7fu9VX7cco5brtuMJE/UDg9OjsCrW5AqCxR/u1EEIR4P8CAwRsEHxMlBCE4M07yH+IQdz/Cm4xv2EpQ1345i7Nsv9xyMUoalYj0kYVqbJDIvRiE5KAY1Qk/JEiQUJEmbIfiTKBMmRCvsZPDcKBwkJMZNZhQnQhF2IgMWYmbHSCa9QmF1iBsdKCXfSCeMKCMqZonAKDwbIiM5iDKvhiSuSDOgaExCeEOEiE1lYmWDSEXVKESyiDSOiESlgpTCiFKUiFMdiDV3gmO7gqH8aFNbiCw9OEWAhGVRiFPmiGXniDatiFNkiGYaiDcHiEbiiGQWiCcviEaLiFdjiHY1iHOLiGdJiHfriHWmhjepiFPJiIhriIXyhGLTiIgFiIgviG3qRz1zE3JBFz8kJiMqJoDUhNPRRC2gQxV+EznbEdmsEu08H/bd4UIYRALbaRb//FFuk2fdVnffZUExV0HsDCIR3EGXJhfpwBHPWHbQnnTXIBHuAnEfozByYwcAwBfoxhfOCnYeEEgWtyivjEFxTiUXA1U2NRIyq1V7uHbBgHXUPFEsjDeGcVM74YXVlFHT6hciwBgC73W5+3PLM3MxzTGcCnbKKDbPRTkBDXGUcXkASJcyhFXAmZbAuJPwe5F24HkeElchU5kBRZVQqZkWTRkDmHkGAnkUDDkQ5pjiT5kShpkhapkjIFkhvpkn5XkhrpEiwJXTS5kiJpkympkzCJkzH5kC+pbUEZlA3jkUDJk0Lpk0lZlEt5lEPllAwpk1B3kexI/5U3uZRIGZE7eZJbKZVdqZRfyZFciZFjGZJlGZZn+ZRkOZNTOZFp+ZZi2ZZyaZVEmZUGOZdsmZcteZc/WZdVOZTREWy9FG0fRB792FN+11XV9Uwmgx3dlYyspCPnRYsLYm6EiR1uURrhNnFscRHS907spoumEV/wRoGLoVTNoxcHQQgDg0DLKGEQchjAsxX7InD/Ax74QDLsYj+ZyTGPGTRNJifcVJjStkN2Ek0tIiBf9kVmtGXQ+XBNgiIMSEJ/wkM8BDwSx4FNhi8ZgpyN8p01xCAaJmayBoZ8cn7/5GJ2tictCCPACIrgWGWpckPhMZ+Ysp7RyZ75WSfweZ9yBv9j/0kpAUqc4EmgTGKg7SlNnqagwXagM5Sg9gmhDEqf/Mmf8gmK+qmedqKhDzOhE7Kg/hkoAFqhJPqeBXqiGxqiGYqfLFqiKvofETqKMfqgM2qhHIqD8fmiIGqjFIqjKOqgQComNPpoPyqiK+qjKXqjRZqjLbqeHzqgSOqiAoqgVBqlPYpfQmNfzsKJQ+EYIagqTGJRIVieFZFhRvcSiEFOGpMQsMgpDEQt2CEwPYKLo0l9pVkap6k+42iLh8I+gsEvW2AGSBADClACQ+A/V2B+8rAECtAHJjAEQUACDcB/tvgOjnCoOJCoQWAGMIBQClUcAkRASFB/eXEFMWADnDr/BJPqAQ0wgfxEFxv1WeNpkkShMj73nT7ZcTAnUujYHdCUVMTjj0EzkWm3bAUYj+O4cjdVkN0DcybJcs7DcbNTcUKhKzfjjRQUEqjVidp6MinRct4aNa21reNqruWqrTTHrZq3keAKcvrYremarVAnrvtIrvVKXPe6rPkKrxDHrzfhr+kar+3Kj1pJsOEqr+6KsP96rvhKrw6rsAZbrO9KsOyKruCqryoVsPOqsRL7sP0asQkbsgI7sg6LsRD7sSSbsiK7sii7GxnbWhsLsAt7sAYJsx3LsDh7sTGrsjMLsi1rsi/bszp7s7datAJ1ZkkCR5Doa7RoM9ixE2f1MtMR/5m+eD1YBkIjtB31shwmgm3P9F3UgmgYQYvRx154qqem+W4dwCztkRe99UySGWAkcAZvMAT84C8WMAjtoAZNwARb0Kp4sAVb8AMiEADgpwivqQZh0AetOgRb8A9bAAU2gKgD95oSAAT84AETwBBXgAVhwAR48AiF26pQUAX6pYnJ2rScpDE09CYQKCXF8yrKlVwWoh1JlFGbAkeoAo4iGEcodKRlKybfSSNqZLuxOqPzGSKYWW1DEmPYhGN5JKEh4pymNr0w6miBtmsWVaPbe2iF5r1HCr7la2Qd9UrZW2vqO6Xmu77nq73YK7/X66PuG4rse6X2m730277y+778m/+//nu/8Fu/Ary/hhLA7/u/CFy9+gu/ANzABvzADPy9Eny9EFzBCjzAGEy+Fty96CtM7HvAkpLAA7zAJBzBGjzC42tnDnzBFNzBKjzBKJzBJrzBDMyz/lgyNJFT2nYRMNagQcxvzEu8kzcZdoWJ+XMVOmMeanR047Yb8mJ8alEDaetea3ua8WYetUkq9mIQ/MIPOIADUMAFGBADs5AI76AGBpAHWxAHHkABgWADPmC4XAAAddG4PjAEJkAEC9AAOzBAQRAEoroQmssPG+C5ygEGKjCpRkABMwAGdvABOTBNjNQf/zgRCeMxaSpzxTMWxLIXJqWOOWFb62hTAShSxuP/FH5BrPg4kMZZygEYciVjkqocewi5OFHbMy1FU83GsZi8NTjny9pqj1SLW4QFr8VsV94hzCDLESUDrcc8zFClzNHcW8hsrtVMP9c8zX2hzcG8miT7zM6KNM0szlFMyzVjziD7zeoczuwMzO4sjskcz+X8ziTbzvY8z9lcz8x8zw6bz/68z8Tcz9LszOi8VQKtVfQMzdu8zvhc0Nx80AFt0OdM0RJt0RH90ACt0f9MsBe90R+Nb+9hndTkJ9pJH9K1WukcrF7alUI7fEbYIPu2fCJiLWLbumR7H8MXmu2ktms7T9cHp1BbU8OZFIM6BKjLqIRQcFiwyCZgBokwCI7w/w6KoLl7GzDvAAGM/ABVwH9+IABYcAIq8AjwhxCamw+IrBYOMAWP8ADRQAUJZhCMwAi2oYlv5yRxa4qPYWlrorXypil6ZipgqEwuVkXZ9y5OJNi3dlGAkiWwO50kiIgHSLxa2iS1N4LH1MXI+2xkgmk+yNlM69k6BtpwdGIY+Nk7atqdHYcpBp+rLdqtLYXwUZ7sMdospNpxytpH6NpdXNvfmYe93Su/jdqkndvEfdvC3WHILdtNGNrUk9yzTbynHd3ODdvQ3dxS+Ny2nd2lrduxzdvSvd3AbYXKXZ3MHd7W/d3Ynd7afd3c3d7ejd7BLd7vTd5RaN74Md/lXd/rDf/f9G3dzwo9H6HMnMwXSBFhwsMgRmqEDCoTUVs4s4oR7HLEjEExC0dvnUkTxEExeSGaV6yn8dUA+lAhG/RKc2F8X8w/JoACARAwBkEIDtAFJvAATzAI7IcPfoAFdMAEUNADHXAFBTAFJeDjy1AwAtAMq0DHA1fIQLAFiEx//ALVuVB/vFmN6LFHLOKzV0Ug8Vqsxxp736l7vXh60SrgOFM1mmgd2nU0izmvodN5C/lzV1EyqOyn45hPjUnO/IUUVTt7fFPUzGasndywgqmO0AzoQJuOOtHQHEOQJ1XUKvePiQ7piy7piB44il4Udh6sNVfpm47Jjg7mCAvqjU7phs7/6JOe6Z+ukaa+6qh+6Stz6qTe6qru6bDO6WT+6Lge6rOul7WO6bdO6zHp6sL+68Ru67ej6cAu668+7Ife7Mbul8ge7MrO6tQe7dbO68Wu7c+e6tU+MsuO7dMq7TaJcR2WpLQNJntE0tY46IIushu+VdejkKXCjBASTpiZX9BsQoTgCDoNpw1WxbkI1P+QxZlMUr2MXDETYEp9CLy5FlttAoibu36wBBrA4glACFe9ATAA43VxBRcvqme9uZ3Lm1/QBVvwABbgfe2QYIxaMMu8WoZdLUK8XUWaKQs4xAyXIq7dnKAYKQECYryrYVvoS5PSuqYEnf0koCh4JFl+9CVG/xt6hmUUSrwSyCXGnX3bePXK5NjR+bwmPdhuku4j0oGw+5w4f35h3/U8//Vrz4BiD0xvv/W32/Zp/09gH/d3v/RqX/e317Re7/evwvX8Jvh5D/eFH/huP/gYBPgiiPfS9vdJj/Z9j/iTf/ahgrtNyvaGz/iXT/h27/mRz/l7P/qWL/mh//iVT96p7/iUr/nSS6Sdv/ikP/umX/uoX/qKD/m6f/u8z/qb//uin/utv/vYkzL3qjLFbOZKV247L0Es3LtNe6YMNuiZDJIUjl3fJGERxJmZ4REK1CR+cKcgXpp8qpr/FbwV0Zx+wC9DsPKM+vDtcAc8DgU5wKj2Ysid6/8IVqACAGFCBIAr7RS1a+fn3QUGQ8wgQUhIAhB+GyYcIoSlSZ4hH6p0wIjwEMJ2jkgeetdu5EmVfg65hJnwnR+EMf04somzHSGDCX3SPEhTIc2TMF++3OmTp9CjQmUytXnoIE9C75YmrUrzqlOtMqkmDTpTalKgTxM2RTr0J1qXQc8ajTn17duXM8223Wn1Z8+vW/VC7QlYq12nbvvm/drV8N6yNvmuhYmzqU+5XQszfgz1pWTHlclSxuwZLue0mT833iu6KenLV7cGTn16NVzQrmNzNT2adlnbl3Grjrzb9Gu3rSFvFu6ZeGjZwSfzVno79tbZz4dLN675ZvLPy3//N0duXTn22se3i+9OHrp21uUtg/5O3Xnn9L6nm2+//jTs7HTP0+8NvvvY4y5A1PrTDT0D+XPPv/yusw/B6gCMLsIGE6TwvQMvnLC08SzUTyURSToppXbeWYlEFU0aiUURR0pRKb0O46m4hDhjDSkascIKxRMRMtFHk6oSKSkgSUSqpvB8BNKof55U8cTGYEQgigpCiCfLJ7fksksvIzhgnhnokalInWzkaaTEEnJgjnxIsOCQlRzBwgAf+BliiHz0HGKLLfI0wYMJsDiBiR8QASCmmtp8EyKXJtrCopf8GIMBEy79QIQAqNhtrJiWsuvIE2EU0SSETAUyRpZgTIlV/1IVSfLHU1MlyVQTXR3xSFVXRJJWF0e6lSQTi9zVVFJXGvZYEYcdtlQSm821VmFfpDZKH3cltkRVSf0xxRZHRFbUKIEtctSSciUXpVx9hJYlVGc1d6Vv1U2R3SjN5DVefOkVltx7vyXRVm7nbbVfWcc9N2Ba5T2XX1rbxVdhfZ112FyInZX42n0LfvhejKWdmOB1/UX43YQ1pphjiz0GGGSURa6XZBVbhvflhlW299+EXR745pEPnnnnmntmEWeZezVZYHB9jhlopPO1ueifL6b5ZKJVMtppd6G+uuKcS+Z6aambplpoq8XGemqWzVaa4bENLjvphTdWW2e5Q2Ya7v+17446bbL3Dtttv4WtkcOozhONOYW+UvdZUUl18V5mHRf34K7WJOqziGbs6USeTL4sxi15TLNIhdpBYJ4rs4zHS9ddB1PMe0Qqq1yUVjpd2pfaHIIER/2giYYpSngkT37wzOfP402w6A474yCDCkKAT8qRL9z0vaWJ+BH0EHyCb8KHf/i51IMAGOEp7Xt/5c4p297/CzLMkBTuqqAms/E/pOSqas2s9puS+3jElaPcDze0sRH/BvgT1uhEMWR5DmEesyb+6SUsjvmP/BbHmLSwpYB5ec9rgNLBEJpnLP+rn4AEqCG0TIUw1rEfZgzUQhD6p0IMKqF2TvhCx8QQNzP/NIoLtXPD/NXHPzsc4nuKCMQPohCGKryhfJrIw9L4cC9MxIsTewjFHB5RiDZUogxvCBckgvEzSxwjDbVYRS4akYxfTOGGuvjGGsYRh25UIxVXeEcsltGOaGRhEOv4RDniUZBr3CMgwZNFPRJRjIGcYhLP+MhF+pGQfEzjIRsZxh9mMpJmtOIe09erEZlMfQi73YuYVK/o7OiAZ1EgjTj3FVgZxW5GEhGRxuWSmsBSlSMBzJZyZyJFIaUGqgvBP7T0OmY+KQIcEBM8PEcSEfpkSHVkE/YgQhU/TKMJJfhAD2YwgxqMc5wImAECpMAILNDBB1DIwRWogMtDMCp7j6KI/6SIMhIaFAEHJchHPogQJ0+RToK50xaxgiWrxj1tVSKqZV0UliJjkVJZ04qW4ximr1SWUlxCOiW6QAoyrO1qWL8CXLnEdSycscRj1UKZ7gpG0WXB62Dt2ii1OhrSmsYIp0Gj6S97pTKtbStXFd1pTylHyofCC1csIepPexXUpxYpqgibKsiqqlSMMjVbTi3pUKMl1aYmbKvpWqpLy4pUJll1rFhdq0JjhNauqvWrZg0rVN8atKyCNal0rZxK78rWuXYrrYKtFl7/ati6IpZbim0rVwOb0ccSVqw+hetg5XrZw1L2qJvVK2b5GlehhrazRqVqXt0qWq8m1rKmbaxnU/+72KuOVrOlXe1pgapV1S6rUwGUzGISc9CDtnKvCXWRySbnsYtNE44kCUtEeHSQXkZufsgayeh41DjqviR1V1Jm65r5uniAiQ0z6MAoR1k0GGUuW7ubwxay95J5tvOdOZjeSwixX5+o5A4DMBSiejmpifQOIi8pcPfwwd+RKAILVvjHEEyAggAU5K3K+uAB7VK4w50QNv+L7szwIpT4LaWgjRHLb/Oz4Z8Ud4NkPGBpRryWxQjwML4JD5pkRMsrGvd/NWKLBlPswBZDUocwvpFQzsRBqCx5Ke1JDGfskjj3WfAtsxzgjKYMwB0Hpi47AhVVtlzNwXD4y6Qji5b180P/K8MEy8MV85qv2OYzu1LNuZmzmTdo5zjjucp6fnOa+0zlLhsw0GGuIaHL7OU9o3nPY8bMog0NZq8kmsuSvjKlHy3nPzP60JUG8aUR42lN31nRo540mhEdajKjOtOqBjWkX9k/UsN6034u9Kv5bOlW0zrVu2Z1pF3t5lIPWtS+1rWjTX1sOjf6xsvudbM/fetTI7unQUKsS4OkLJSy6lkjFOQrj6xGNEdUUWhLX3tZSbsWhS6sT2bK6FLEFOmmpErgHW8zy8uBKMxgdrxMSTUDjs2gtIkf9ySEAPzwXxXAAlEFKaxCFAEBFWxBUKNMiSOsoAIT3PMQE2HeBL4XEV6e/wgCFIHTyBfNlVC9N7G2a+7SitSXlt913aq9+dcMS6qZ6hRd4kJpqyL7cm+d8qQ//2njTBkxt4oVoyNt2G65dS1mkWy570LtiCKLLYZiu68Pta5ara4r21Ir7CodO2PtavaMIv3pns3q2d0uKqLKNuqjTXvdsy73oi9X77vlu17pDnewt73vbzdq3A0veFn9XfG7OvzgE194yDMe25PPVuCb3njCZ37xm7982SH3+ZpKXvQUg2veO8/2yoOe7K0dfetLz3nMsz71N3392mN/e7+vfvd4x73aHYt64Pe+9r9nquqPT3wSBejGTQS1ej48aq7v3kXNWu7gL3xHhLilJv9Y7qVKcXMweY1ug6YqOS9TVwbxLTPfXlpDBdiAAOnpaG5HIXvj4NsoleDjCsCTAAXAAx6wgIKgAnmSEqGgFAV4BB6ogitICZhwgC4ogYM7MD/YHn2CB0NAiHkihEMQnnxYBCTwNspTCbe4IEZLixTzMAqaC1SqjA2DNPk4og6zCQkCFRJDDT3zkLkYohoLDBbDnOvgsRICMgESrhJzNA1Ksv0xCxF6Dg+yQRZEsZwYty2iOc1IQRLDHBIKsuCIji2MPsGQwrcgMg4jri68QjNEwrsYQx8sQzB8I</text:p>
      <text:p text:style-name="Standard">LXgwuaoQRI6wyBkOTW8wyZrQzp8QxuMwu0IQzdsNDJEMjkEC0P/5BxE/ELkKERAPEQ4TERInMM0tEMYw8M/xEQa1EQ/jMRO1KA4tMRFlMRGpMRHJMRL3MNMJMVVNEVRdEQV48RW9MRXzEMxnERBPJxcZEQ+/EQ2DEVbHMVKhEU0JMZZHERfPEVgxMVabLGvEDungZjC0j9VUqlmwZA70kJYuzEzir2SU5Ohi0AWWQxceT6a2JIYATiaMAmayIABsIfVeT8uaZ19m4coQIChiqHve42taJOOc5QkUQMDyAMTaAMYkBOVyAgrKIMJEAAqsC8TGKgr6B81CB8/yR6e2B4FkwAQcIIrGISIuAAgKAHfAaYIGr+fKzpZkTu62ygrQ6Hdsh1S/9K5ZNEotnM5hsHJ3Cu6xmkWpburo8upm0M7ryuXngOapdOYa/QphgGWp1qo4Fu3cPEqb/E6olQRnIQWDDMYpXEakmkZr2wasOxK8tsZsvxKWglLtEQVtfQVtjxLnHxLnytLuQwaunyoizIXs8zLrdnJn/FLp/sYuOxLvCTMsbTLtTSXttTLwLzLxpxLwFzMyGSSyWQ6wxypy/zLzFzMuJTMzizMzzzM0EzMtCTNzbRKxlNMrwRNzjzNunTN0oRN1kTN2VTNwBLL2/S511zNzWvN3qTN35y94OTL3HRMytRMgKlN4OTN40TDwqGlyegzDtsPA2pCo0BKhkK9pdMaJP/JmVQavxQjicvRC2DSNtQIPh8Rps1QkpaICIyYgSiYhxb4ADwIgfzUz/3kzzUIgTUIggqYB0+YAWmqC/daic8pq/aypwtsCUW4AAXYgnz4gTZYgBkYABvgODOYACrAiDFQgBLYgiDwADJYAgP4pw/4APm6wALTp4kIgg/gAgoIBBTNByhAhGXYSrIEQiOTH1daC5dyFTerQ05yoA4JCs4wxDriITBS0spYMmP0wSXcwRkUNB8LRCzDNB28MqYoDhljsgMtQwXqRteQtTisNHOjC9GQtWKERDLlojadRSe7TsaQ01QkRDiVozu1QTr1jiLzMy/M0wXaU04TVD9VDz7/PVTo+FMupbJFnaBENVQCiVQQUVRK1VMculQHYVRJDVRMJVRNnVROrdQ4HVXdKNVC/VRSzdT82VRUbVU7PdXZSFVRXVVYDVVXnVUwjFWW29U3zVVZvVVa7VVAfVRQHUJdfYyyeqmTabqfnEqu+8QVjLFYWkRkEwxrKqmSmyZbIZF9cjd5CUaXGJ0IBJbMkcZ7aABhmAd7mId3hdd4lVd3ZQNPmId6HYAbWJW4KM/TaLNsMrCzIJEriAEJ/RMTOJ58MAFY0BQP9QMqgBQ/eQQTUAcTMAMxmINH2Mh26EiR+zgNyJM9odgh+AEhCABpojUuVQutY86WmSkT8VbwPFcw/3UKl7Opisq2ZuU2liw9VHG8smNLoQFK3ZE5mds2klq73grawNy5YMGumylB12s7qZkZp2UuosWWhuKVx9KpWyGruREqruU5kfhavEklsS09rUUsmznbaBlbnsootm3KrPLazDLbuX2oui07ueVLatHb1uJbokvbsg1ctPUXtY3bnmlba+w6uy1ctx1cx1VcvM2Wv127x2Vcy13bye3bt0VcVcFcuiVbyV2axRVduAVdzhXcwyVc1TXcxt1b14Vc1iVdqKRcvx3d2C3d2/Xc1t3dzo1c3bVdvsQgg/pG/5GRAOpS6LOWrNqqj1o8msKd/vIl9DyMBpuVBN0L6M2V9v98T/f8kaWgghpgA/r0hHplA/RV3/NVX3htAH+QE6eAWekqOpNptwZtCR1RBCp4ATDQgBIYAn7YAjk4gz/ogP8zCjXYARUAYBMIpwC4HhZNChe9iIddAhvogy0Q4CD4hwYoiFGqTPjcIgLi1z4lIJmaF/5gsRxyQlqTzh7Z0xwEI/xpDiWdD18Kty+sNSOMomYjMvN8n0iz4SktXhI+UgQCCxlTRcgILkIVwhp6YSgkUkZjw01sIxKW0/AAxULC4jXTYmHkYsjI4gxSxCLq4tz44jIWNqgYYxsuRTMWYy8m4zde4y5F4zmGRThmYzl24zyu4ykGjj4mMj2240DuRRD/YbI2PuQrjuM7FmREPmNDtuIw3mNHXmRKLuQavmRubGRJ3mJOrmRPBmNQzmT5eGRGDmVNnmRSBmRV/mRCbmVT3mRYTpfNlBzEwtmfy62lzKLpwg4pZCO/6AxSUdDwA11wDdLs1R9+5QnzO9d+Va9r8YcOSAFq7oAjsOZqxuZqrmZqdoHOIds1AaZ/HULq7dcYwQd8eBGauAI5UWf0nIkPVIl2zi++4tbpoS6RaOfmMwsU9Al7kd6QMqqgZJIi3gtcQauWajuF5tmfBJrdJFuZ0Tmsa1a1K5alVZ/Ks9qj8ReQUtudMk6lrcq16eibhdtnURava0nDilldNpuVqRaE/4a6x6oamHbdmf45UwrP3w0r2aRMvYnpsEoln2Y6oL7p4Czqjgnqs8Xp+rWWw+XpoV7Ql97p4e3pqdZpqLZqqbY5qtbqzeLqxKrpqgbrpv5ppT5q3kxqm45qs15rsg5bt/4Yo25rpJ5rtK5rtb5rtt5quR7rr45ru/5r7uxrwfZqwi5rw85qxA5svR5sq23sd+QyHjuMJP0OcFveI2veoWpJpOy5+Z06bskdenPC84BPbHyxq52rdZymBvMWhJKudpinKygIRpBt2m4H25Zt2pEu9+JtyF1L/LM/7OWl4nYpp2gvKelXavoM7QVhEIapnikXwPAMAzpiT7EOlwBtn/+T7E6yDFRMxCWUYblIwsuhYs3+rbTQiemMC/UeYb5gMQMioX62oUwNb1gcsS1TMiKl4WdDbyWGsR+OVCtSwwxz7zVlQljGYTsOtylV8Bmb4ganD3GjsUaW8B6kcC+18Axz8D9e8Ajn8An/4xM7UATP1gcncToMcQwf8S9VcQhn8QxPcSpycVSu8Eq+cEjmIBen8QT3cBh/8RS3cQ3H8RXXcQLi8W488R+fcSXv8Az/8BLP8SGP8iCvcUwmcgY3cioH8h5fcijvcicXcRlPchN/8jrOaNXimLPUSZq2aJyy1lqaCxMbVzzDTuTW7pXI542iCRRRcXTRnw85BPNb7hr/UpOdSB9u/SpVoQn0xN7CcS4fHOLMaXQT2fM+F9irWOf+QgrJyN+Z8T7mli4pjiJtXem2y93mFU8Z02+f2Fmbmquc+expcUqdYaygXJjlihGfhfXvPHXrwtnCOtquxmiFohzrSiqedTrQzV7U3TnOQ2zvxKuDUa4dtU2sTGxsfNbiFKlsj9qvxklsb+xvR+xwLxFvPyVwX1CnpTqWEry3FWt2R+h0L/d1R/eGUnebk3ehpnerNffclWl33/bdFPeA1/a05faCF+qm5MrKtfdx73eH1/d7b3jcnXiIx/d6v3iDJ3d/f3iOj3iLj3eKf/eEP3eMr3h4p+l9X9yUN3mA/194gUd4gj95kM94j9/4mM+l+B4QXxZmIhZTR5SLitZa7KN1oU3ziJYVevtwrBklVqmyrazaEdkSFsnzfVLuI9ElQu0gIymdzhHXgd477Y6O2PZzqyQyoZOoebP0Gpo5vfBzc7/G+R2V7Chx9q7BIcZatKHvEJJBEqZW8Z4+OMPSbIUxsZDvw6HCUhwKVl8QFz/wOw9mcjaI7D6xM+pBPRvwSMuxuUh89DDvyrC/xPhiZ/RV7M7wJhUODEJ8IhZWG2TCxr/zSFN9yz/92dewWYz91jdolRXU3R8xmgVU2Dd83hd+35ck1g/+1Nf94l/+Na59DGL15xe36AfwIkN96P9vfiI2fubHU+DP/urffuUPf9of/+kv/9z/fudP/9f/ffbHffdPfvSPf19df+6nfvO/f/Kv/+F/f4Bo5+eQH4EC3w1UJJCgwYIODzpkOHBiQ4kQDymk+HDju3YeD3n82A4kyJAlTYZ0NHJlypEdWa7sWPJlSELtCL2zqYigRIKOJmK8KdRmRIoZJf40aNNmSYUnVyb1aFSkyoVAr1ptp/Af14LtEIosyFTrSK8uQ757egjsWqlkyxp0u5Rs0aQZa8K06VGvVJ4FQf60CHdgWqEsQRKlaRAxXbATcwoVi/LkS5IeZaL8ejmkSJxEIWaNCJPyydJnTRamjJImyJeVRWr/vgy45UzOTzlrNo3WdmrZMGGqLGk5tu7WrVkqzowbqu3TVT9iVv70NcnCy5svp648Om6ayWF/re7x+drhsMu7tGy+rW/yvTOjj7+ytPfZ0M0fTt17ff127vELp596o/X3328BVjcgfWjZl96B9zk4IHQM+ocagBDKxx+FBqqF4X4EbmjhgxF+uGB7InZIooKohYghdvGVyOKJLsIn4HwgzhjhizZKeFp4FdJ4Ho83TpijfDUmeKOJP3K4Y5I9ssckik7qqKGR7wn5JJE+FtYkklXiKGWQ+WlppZg6fplhmF1OmWZvcxW0k0OOSQTZXZ85FNhGPR0V51A3fceZdddl/3fba+AZOpBbGuF1HEgbIbdZS5IewtU/QjHmx6B/xdUTRZ4tphSQDK3kVGysSXqYYWAp5FGrEz0XUquTeaXSQ4Md1BmmBkWHX3MIEUTnVJriGexVfgWF24AvBfeVZGJBJlmfwCbUkEFyGuuXqHPd+eeeDym0lLA8hdtQUtXCaa1GkOHkZ1EXPcboXUYhO9VcOlUE6Wf7ippnUX6xau6nWvEJKJzUXhuZwQQf64eerFqkUVDfqquuY8D2GfHE+VbM0ZzVYhXRvKF1DJqmIGsrsroRd3wxyoyCzDGkHl+U8Z4jw9zyxxOnvBDOLM/sMs8wb/zuzA0JbXNFPx9N88lDa//MdMkf12xV1Cs3jfTOSqtMcdYnVx2yz1hPbTLGVt9M9tdJo7202lOzLXbMRsO9ddtdy1x32D3PTXLTcfNdtN8670201GvbLbfgOQedeOCHw71bio4Oahlmsf44023g4QYqt5HpGRS3Bacbb7bluhpTeoTBKxJJTzeMNk+WOkthnCVxymyqtm9KarBw3RtZvUjvdZiix/WF+sEFpeWVZa02y9CsHWmaaWTUkhuq6zSRtz14ir0EVEbj7umbYlE6qux8g/7GnKCw9SfeWR2yl1yDUdLmIHfwOde+5qpyTlKxco2qLkchH1FuNZKbDGcwByRC0Wc92NmN+jrUvcnoTj7/0dtSdzgov+D0ZoO+WiD9MhhCJbWPhM1hDwgtI8IUbuZCLNTRCzcXwwfNUIMotGFucGhCF+6QUJgp4XhoGMTrDHGFP2TOipDowf7psInZeWIOTyjFDspwibO54vuyWMQootCJXqwQGHuERR9+0YphnOIYW8jENZ6RiGRUoxm7iMY5ApGLKsRgGvMIRzvK0Y1b/OMevYfHN9axkOvrIyJDlj0/4Ulhz5Ldzh4irn+hjoIwTE7lrmO50SirVQz5jFvMgy9NBfCG36EdYqKVl8KU618Ok1jybOM8swSKk1tkXlao9yf8PSV6twTLonJ1krk8SoGqsaVAzhUalvWpmZKZ/4vqXBcbCJGFKD0rlixN9sxwOWZh/CqdsJ75rXqVc5rWmtcoGea3iAUmmmlTZ7qCty+EqdOSQonmJYcXyZiVrl4bw9n1uBm6uQEMb9ys2LyEdhU90UVjR2toJf0CUXkOzl1ma9hF3zlRrcHLosOSKENBCjuRSs+jJaXaSWE1Uq+t06TYc2lKifZRls7UJy/NG7hkytGd0q2nOP1pTUkKKYqGlKbuMmpMh1qvjtp0pRt9KlAzSpepPrSqjLsq2Fqq06LCVKhYRelSw5owp2YVrDw961iVGlGzarSrOZ2lWoPKVrkStaxrjatDyfrWvXLVO9VUDpFkYp3DUgo4icXfZf/sKapyBa8o2Buf0c6VveLZMjh7QhWe4inJ7NmEdmYRSSZHO0KRdMQmlamWf26JUsi68iGMyY2iOJOxu4xsPM7b1Wz4xZmCqKRdCvucaglUku6hBzcXfMkpJarTikBwULGq3xHZZ8jMxO9G3MlhB63JORuF6TRYOi0jZWQ/QqXwOZUZ1KE2KagkKZCMp1IfCg+Fnu+whoAe1J017bOi2lzze/e7UVX+K6nzGonA/S3s7mDCpgUXuLoNJs0DBxThJup3OwMGYhABjOAzWXjBw8mwgCus4A4fmL4gPrGB5zvBB6PwwmEksYM37L4W05jCyL2xhANcYxNzGMcTblGMRRz/KR/rmIH+7fGHYRxiFLtYw0DmMYaHnOAgM1nFTmZxll9s4yVXGclEfrKQxXxlKv9JmwOL5VstMs7r+attNiPVNQ2bysxht7/tZSxfQOVLKU0Sm+pz4E1oF9x94sZUn8mIZ4Xb57iEZJjoXc6yXGsWcPJQOKXyXasCZtqXYBrSJ6nKdiFZsVNua7gHoeaXUiUe8QFKqM+V11mRsq5pBoycleSqRcD5uThjq2kbq6fWJoawS77tXnZamJzAQuzSZdNtxEqzO3vKr3NiJZbORjS2RSc8xekzXrw+asIcG1Rjjbup0Y6sRz09ONxSe6GSjSs0y03tc4ONneQ2Nbtt6u6c/8Hb3O2m977X7a2Bp1uskD24vwmu7oUH9Fv/rje/GS7RiRcc4p+VuMMVHm+eolvfD/84vjE+coE3POFs1bi8rWJyj6P84h1fOckRLnKY39vmaw14zlN+c5rHnOMq1yjLQZ7vvKWqP+cjrI8GuMbpfI+0Ob8nvhZt75ll6119VgxTGIWcWWcF1ej6iKVwyRlqMgRLnpSV68r1KJmM3bGU3dWsWsuSbopdWV7hlK4cDRtOJebaCpsOfL0r2P+hJV3zOmhEd8fFCKZyumr3VQ3510MYbuk2IkQVcfCcIiAl0T7WDVQFY6NeCml6sMuktHVGvT1DFVGJpefhpB88+uHwp/84hAJhYXFvXMsvh/cj9j3kz7P7+X1dVcUHYPCR/z9NLz/1zW/L8JUvIuNfR/jJh/71ma9c5/uG+4KW/vepv33vOgj7008injPfScxr//noT673Gwj+9uce+OVn/3vyr/799571jd+dzVEAil/61R9t8B/xdR/52Z/5yZ/76V723V///d7/PeACCiACOqACGuD8vR8PxV/4geAErt8Hup9jPduqlVs6fZWsVZwsscX7JN8EHWCSLBfizQqrEcey1ZYh7djZCYSlCJRpMY9zhUxgwEXdkUUydZd+pd6fPVcymUdhUAe7GNNgkArn9QT17Bl4VMXCHRVYpYwrsVqvpFD/csQO1pkOQemEp5xaOLmUxeANm3XLG+6aqXUcFiKVxITbXY0SFqqgwrCZwIncCnqOtQheV0nTNsXaY8FZNgkis0lS2GHhuzAaxXQLODUOSWUix2ziI3qMJ0oTKEKicI2iJpYiJp6iHLYOK86SKUqLKBabKsYiLCIaKtaiLDrTsOSiK8IOL9riL3aiLfZiTREjHZLiLWZFKOpiHjbjKkbjLD7jK07jMWpU1QEjPl3jMGpjMQqjLCZjKoYjLn6jMhqjN0oiOMIiNl7VOZJjO6ojJ6JjOU7jOO6iPIojPOZjN+7jOtajPlKQYI0IB8YEgE1KNcnRjdDTXzGKLmKU18Ch/yiZXSKaVr+44K7FxiC0w6UEGEg0G1zoz4Hdxmj9SV+MRNERm9tBWinl2lqFn5+AHrtBD0qim3B94g+2yYsNYGxAW8UFjy4dEudZkwPJX/rQ3+stEuf43ndU3+ctn5L1z48YUhXSoIu5xucRJPQFitOhXgxph/zc0G1IkP41GEtsECehFgSBnqahoR9lDumJnlta3yDFJVuSGl1yn13qB176hurspXzd5drl5VoGZrMMJqW1pWFC2PbJ5WICZmM+32MWZmQW2WT6JVWmz2WGH2X+5WaGGGYS5mdeXmh2Zma2XmkqmGgqZmWC5mqe5mhqpmrCZV/KZmq+5Rsl5qCRZv9u8qVY8uZs+qZg2mZr9mZdEidwNodr0qZuFmdw4iZyIuZzLudxHqZjEkrVfVxOFk2dyJK2tBw9ihtwWRmQ8B6PfZF2nQYwOU8mUQgpFWZtIGVjYQpXlMUjMROurKG3HRpfpNZlmGQuIZBUaBZP+JLmYZD1mKRo2JEWlhIoQegcWhshMlxBCQX3IGCDNc8LdgzYWV0+4dO2zQxUqU1CjU3DpJPLUWM4/aTMBKJeeVXDFCHazBUyqgyoQEu/XSK3tdmtRdvRQcskaScerpRfFV1XweE/cZVHoZPRtFPB4VuTmlMlxhWTXkVGUumS2pSU+mGWQo6MIqnWSVWUXqmTTpL/WJGpiXapkn5pEWIpm74NmL7pmFqpmiYpnW5pmU4pnIaVm5qpl8apn+4pniKhnYoplNbpeN4pouapoYYdoXaboh6quqWppD4qoxaqpQ4MpkYquq0ppOYLslzeVSIKUX4I+DwgNunGIqmTth2NvDkTZcEhVqRk5xycTHSLv0zkQuBG2a0dfB7hkQ2WW8QG6vDEfaZVIUJXrmjGWMyiLwZreQDFSuRoJcYE68zJP6UUb/iK2rWfdbWoPbnS2h2JeekG+6mnlmhS4SEPug7kUt7XJ62QADlI9ywdoggrQa6rq6WY8lmXjLxXCiGP94Xe+UGonaUSeiAmqcJeD5UlqiCm/3qsl4cxEPygRMTCK2Jd08NebF1ObL9mHr9irPwkV4ZxLFV4LDaZ7MF27F5+bJSdrG5KrMry67m2rJ7R7MayLMq6bM6iis3yLM6m38oCrcxmLMXOn8im7NDWbJ4FrZK8LNE6rdGSrMb+7NTa5cwyrc4WbdYeLcjGrNdWLdKGrM6O7HpabcUKq9iiLdmGrWBqbck2rcU+bdymrZAyDH4CVL9gjbdBpIs+TbeQpVTS33RJByhhRlaaxVxAoWEUJMBGWqFdih/QTiLWpO9UVIwCxrR+BCrxyllSCbAga6RZIYQypLW4RrCuH4MyhXSJV0ngqL1pqx2qml6EJY3NB13FIvJFPZKbYSSw3WOMrswdghTKWVVDZmuWms4cFgvPqaAgbpvVBQ9BoSjysiCoyJOteacicozfLSJEseELeoqgQtJMJVyK/lQLZpvMoC9Vqa+23Fz7ZtX7Quv2NiozciL8sm+lxmqs6a/RyK9I0a+N2m+m9m+7/G9oBLCErmMC++j9HrD5xi//WpsE72+iRvD6AjAFD/AecnD5arACf3AD1y9LGXAFh/ADn3AHn+8I528Jm8wKg7ADF3CkZjANm7ANozAOx3C3mdhjog+L4CB6SQiF7c9JTNudhNPI8Es0sdnLtI1I4sXnFE+Q5i3YKNtJWEpAAAAh+QQFAwABACwAAAAAAQABAIAAAAAAAAACAkwBACH5BAUEAAEALAAAAAABAAEAgAAAAAAAAAICTAEAIfkEBQMAAQAsAAAAAAEAAQCAAAAAAAAAAgJMAQAh+QQFAwD/ACzYARQAjQB5AIdkdJSYeGTu7uwSFiSCgoivsLSYmJvo6OtOLjQ2JiRvcHi1uLswMzwqLEh2eIR8fIQ5OT5WVlcaHim2xsyPkpxoaG0+QExGLizKxrRaZnROUmROWnz09fRbX2eOnqSOjpPS1dR2foTExMfb293i4uQ+MCwqKi2qinS8qqTW1tceISSGhpRiYmQSEiQuLjRCMjSioqZJS1RPT1HKyssaGihWWmRqbnciIjCqtrympqW6ur2enpwmKiw+PjwyJiy+vsRubmwuNlTCuqzOztRuanQiIiR+goweHiwyPkw2OkwiJiSanqQWFiYWGiaqqrSqqqxCQkSKjpQWGByChowkJjQmJiQeIjQqLjTOysza3NCgmKAiGCwsNiRshqiOxCiw3MTg0Lyw0vDqpkA6UDT20NiMjoBsPlTgboCMYpSOlmQuKiCooqh0KtTSKoAidIBgXEwKBhw6Qjy+qMiMgoSwnHCuqsz++vhAPjRueGyypLBmXKQ6UFRShpCOpuSosLCAeFj8/OjI3sTI0vAoSkCMfLBe2oBeciC0utBkaKQYKiwoNjxKXlCEfHA+Qii+pOyuuqiEhny+lKywllB8eJhoXITgyOSqytA0QjS0</text:p>
      <text:p text:style-name="Standard">sJDq8KBMQmDOsKyUglhocFCIjqC88sAsCixSMmTY6OycbuDSzMicnIQkHiCclrxqPhjIlmCMclgcNjgYGDgKFAxycKROcmi80pRSSDy+tLzg+OC8tGDS4kBePpBeFFSOKlRCPkDCxtgKMizg7OQiHnTg6MxeolyOtIx+lpCwboSGlrjOxNAQSjBYcKSwyrTy9OjC0tC+uNAiyIBehlTy/PD89PBwXFz2+NCMXliYfIQeIkxmhoCIdoyGipDm2NhubIhWNBi8piAKIhyO4qgkKAwyShDspMAiSngGFCicbiQKFEgiLMhMaKRaSGDg2PQ8KBAuHCzq0JhQShicjpRehNzk6Pj6/vgiJiyGhoT+/vyKioz6+vQeIizOzswmJiz6+vwqLiweJiyGhoz+/vSKipTOzsQAAAAI/wD/CYw3hIDAgwgTKlzIsKHDhxAjSpxI8WC8GfEqatzIsaPHjgTsGfxIsqTJkxBDjkTJsqVLjSEzvpxJs6ZFjDZz6jypcqfPnzBFAh1KtGHPfz2KKiV6FMLSpz6PQp2aUyrVqy8JYCFwxynWryhDQoLgFazZjwRmcJVxtm3HePbixXBLF+aMMhW0AKvLF+JFA//WaOlLmGHIAgZyrCzM+F/IBWt2AGlMOaSsvRkoN943Q8e/D5obh/QcWrQ9HTnKmCtNeHSOeRFY99WK+sMb2XwvLtixowLuuo935Hjwm+7FJ4mL001rgIBw5W1VsiiVA/pZlVAqALYOVqxABdy7C/8Nb1arwaTksYackl784vZT42GBBF/9+PpTOcvEDzXte/5DxQGBfFNAgB6ARV1EH4JEGSgQej2UxeCEFFZo4YUYZqjhhhx26OGHIIYo4ogklmjiiSimqOKKLLbo4oswxijjjDTWaOONOBblgglX5JNPjgn54KMJJuTjA5AHKcHEAEwo0SOS/9zDAAUkUMBAEUciqYICJMhzgAI3+KjlAxz8I88+KpgA5RH74CMQBVSoieQR1sgjUD9HyAlkPf3Y+U8/9eiZowor+GnNET/O2eedge5oZKI1qrDon4gW2eMVJjjKY4x0+gloFTRIQUMVRRbpQ4+Qtsinp0wwsM8CDpj/cE8RNAzQhBJE7qjrip0KZM0ADwjwDwkK0HDFPiAQ4MI9peZTpAsqrnrnAItyQEALFZAwrA0qwENDC1LAc6qKvf5JAwV24kPAAAS4ic8+NJjQzwgfMKBEqiZK6mkT6P6DjxEtTNrPADZoS4INeaqogMCsfJDuPkzUeWcL7fq7TwcLKCywBP06s0ITAg8g8Z8KDKFiEJNaw6+dzawQsacBe0oEJtEKfG6613oC88j9+PACuSNTwLFA8nhCQz8HRcHvQYBCK+IEyZyA0BGTguAECAelcPVBQxhg8p0JhwjABBgEcEGW0m4EqKAdNgAADkKYXWo9I2vUjwT4cmgFK1Yw/1BCAjz6kLbd9WTpYT09+CEPCSu4oAIP+ZRLeN4a1kOmn0PUQMMN+nJ0KA8gWs6BPH4eQAA8L3OEJ9sbFmHBAqT7yQEMSYCmeqAhUqGBCLEfNIMuHVmTTgkhTpNECCP0TlI/CtAc4gYaOHCA8h4x/3WIw0RAweh+Vo8xiTcwkAP1G+EzRT1XlFhEDD+QXxEHD+BdogkqVJA86RyNkIEp6Zd4j+UCwN9GfiCDG6DoBi5YgvsiIg8D7ChFRdAE7AQ4kRFU4Agqykf97tc9iDSQB/dYURXqIb3YdXAhpCuABQzIontIwAYcPOFBYieCGLCwRfdQwe5MyMPY4SMHSUgTjDXo5wJPTK+H8sCHCDpwhBvG6B5ScIECYCACEKRgCAVwQBJo8Lgb8UAFS2oBk6SggipQTiABAQAh+QQFBAD/ACxBAl8AJQA2AIdyh5wiJin09fRWPix3eYTOzM/S1tRmdpU2O0kuPlzb293i4uQqLktOT1nOxrSnpqlFLy22xsw2TmhtbndWepTu7uyWhnQyNDymjmxwc3zo6OtWWmSwtbqMclrJxspcXmwWGSzKysxmZmzBw8SWdmSAgoxhZGyiusRSaoTEuKQ9PkoSEhw+WmyqqrCZm6QSFiS9vcTW1td2foTJxbaioqliWlQmJi6urrQWGCC2trxCPkSOjpTCzsxORkRGSlRCKixuamyqvsQtLjh+jpQeIkSWlpwaGiAyNkSOkpwmJiQuMjxqcnQ6LiQaGywmIiwmLiw6LixOTkweHiyKjpSSclwqKjQeHiQuKix+foSSkpweIiQmNkwaHiCGipQeIjSKiGSWqqxQXoSMjIA0UkSyosxaSFRALkwuPig0Uhx+THheSJhqSGAMOCzq0Ji88MD8/OiytJz89PDIztj++vhQclTOtqScbJxaoKgeOnS+yrC8jMgkMMgqKEx6XCC80JS8ruyUdHzg2PR2oCi4oqj2+NCQuqwkyoDg+ODy/PAoKHSIiKBmblB+ZIBeZoR0kKBwcqB4kGTA2sSuyLR8Ptiwnnh0nKBsZIRAPihsWnQeMCjSnjCIiLiAgqCMgJAwHjhmbKAMFgx+dHAMBiycTHQkHCDm2NgMHEgGFihUVCDIkHicmrycmoRAHiweLEiItHC2uNB0iLwoUnBmdqichqB+bFSu2MRccqDYPoAQUkiUZGxANAzG0PDKtsiwgnj20NiIoOSUbETY6OyKhpAmIiAePDgMInTk6PgoNAyUnGScXByqyNB+bKS0zNCCdIjg6Mx6tKzqnrCcdGAMJhwoHgz6/vhAMnQ8UoQwEHS8sng0KCwqMiB24oDgyOSInKAwDCwcHDhedHjKpLTq8KBUSHQkeoCQiJhabCBmXqDg0Lyu0PBmTCB8HljM0LTS4ECobGD+/vwqLiweIiz+/vSKipQiIhyGhowqKiwiIiQaIiz6+vQqJiz6+vyKiowuLiyGhpQAAAAI/wD/CRxI8B+8fvASFlzIsGFBe1UgXonosKJFhAgT9rPIkWHEKhMhdhw5MOPBkyRHSvxoL+VIkxhddgTJsopMjhoD4NgZ4GbFiDaUZFmQRYkTnw372dMyYcE7DRm02DuIlKAQe1KwCHj3rp4UeBGvsryZMF69fVyROJl6BZ49jFRd2njixN8/rvPwwRMi1q29vxEn2uQoBB6+eXffzYv3V+nVq2/Bwmvb0uJfKV0Sz7MCz4ZbeE+mSm6bcHDFEDOAIObaxQSPEB5S0IKg5O/kwkIkAOAYIkSGeponhChA3AGGAW4R2mBAIUgBjgCCTMiMt0eNCwgycHDQIVtneAzuwP+AjZOFBLt4X1zwlyPDhwcWmLzA4QRFkBApOnC0x4fIasUvELCVBliIYEI9BXSRAAA8pEDCDzjZEw8/mr1Qzl0C1CMEFk4tkIEMNERhBA73WFRFP5gNNA8IOwi0Tz1NdJHPP9R00YAJXcSwwwU2CHRABDMU5JYViAm0IhIulgBCkf/ME0AJTmkwgRX/8PGjAyRAUNIV8TA5TxNI/vMiCJkZCYI/aO1TQjzaWAlkNBBQNJUUTHYBZpIgUGjkCtQpFs8Tbs6Q5Vv2CMGllyBk4WI9ZKp4pmZSPMHAjzPAGVFyKZrZophK1smnZowFmuWJhUqo5z87eKHoXV9OoeI3LeL/JcU/k74JwRVXTUbnQAa08JxAMbRgwEByuBACqFVSOupnh96Elwo+AtnBD4Re1aWzik0wkCMqBOCFEQGwJcWpKeGVgUD3qHDDHAv4c4EVc5ZZLl5U/mOFVly9I8cGRjhxrUv5zjPrP/Hgm68GJegkL0n5dhEPujrAQE2+7whAAwIXAizrQFo04AHF7/zTm0wBPyyQPVyIoADFPlEsMEE2NEGABixrXHJBSQSAxFb52rxxQU5c8ADIDFOsphYMdQwDyCFXxHTFBJj8kBUmrEw0Q09zpYAIJTJkQzwlVJD12CCP0MBRDdkghAtkt/1OEUL06NA9Pizt9tNbS92QPVaoW3w300VUIXdFWsQz89/5cqAC0h1ZYcQEVt9tthEpaWGEx27v88ARRnRNUgBGCDEFzU/vM8IHUtR7kxU4CDEBDSPEEEMBHBCAgBGdVyUQKTi8sMLvv3vDRU8MBQQAIfkEBQMA/wAsQwJnACUAMQCHon5sZEwsiqq8ZmZsQEBKEhYk1NbVGh8nTmp8LkZk4eHkwq6Mdpa02trc6ensMTM7lrbLUjI0clxMsp1/RS0sgICHrsbMpqatr7G3lnZkk5Ocamx4t7e/oqaUd3mEmZuk9vb0Znqc8PL0Li0xEhIcWExESmZ4RmZ7NjhElbLEU1Vizsa0goaMQlJkNjpMwMDEzMrMjpKcjY6UtsbMxMjMzc7PGRkstqKMYnKUalZExrasWl5scl48TE5UZl5YLDZMSkpUbm50Ni40nrrMb258kqa8GhogQkpcJio05ubkHhYkbnJ00tLUKiYkJiYuHiIkdm50RGJ0JiYkIiYkFhokHh4scnZ8Ih4sKio0IiYuKi40Ih4k8vjQrO7AhoqQLmh8PEo00MzgWnhcdIiQ1vjgjICImtLE9vz4bOKANEp8Ph54ioigJMiAEEpIfpyICjIcfoi4ioaQ3srYJHQg3uL4prCsyNpAbE4YxKhosqC4JCzIlkpUfnJcdLTAmsjwLiJMbIbkfrTs0ObsyI4smKqs1tD0dkxIoHi0mr60npCcYGBALhwsrpxkHiJIFgoIHDY47ODs+ubshoCg/vr4xJKABh4omIJ4ttTEWpaMrMiUwsTYHAokfrSYPh5ALDYkhnKETlZA3uzsCh4MdDhMZk5opKxwWni0HiYwlsLQpqrE+vzoro5w8ubMEgYk1ubM6I6sZDQYtsjwKgosPioQNnRQxJ681jSA5O6ghoyAEnR8QHJ8ehZUfpBkZFaUdHKU5MiYNoSMfnK01rzYQGaQppy4UFR0BgocUEoYmpDA3tC8NmiompZwJHTcmHKIjoiQWrTEcnKAdlZwJCgMXGAYeFIYXFBoZDiIQGJobLRsbJYo8sjYNERUNEoUEApIQFyErpCsYjhMsI7o+v74PgwwwHiUGh50ejTUPGZ8ZEAYCihIioqUIiIkbnKE/v78hoaMKiYsHiI0ioqMbnJ8IiIcHiIsKi4sFhYkhoaU+vr8+vr0Hh4kKiosFhYcHh4c/v70AAAACP8A/wkcSPBfPSz76u0ryLChw4Ij9o2oF3HEw4sY6ylMiKUexo8NJda7QsWevSkgUwpU6OSBBgUaHlxRCTLikyAK2jmw8oTmR4VVKoBoJ85dFZ8YEz6pgK9duxhZFiJ1OCHHFXX/nKojMvUhjF8+7mVtt7WrQxowNmDV2oLQjBpmCQqAEcTLWHVVGpl6OyEAEk9YpoawoPZulRHXUjBZQM0TkgQMkJqAsGQtWXpITj1YMkGClnpRUsCoui/wx8lBLKuz98CdBQ8lQEkxUkVFhwwRtEz8GLry3QIeHLSD9EkKlns17vmQQMGJwtMpUv+W4VQELnsbcir49EAfFRJGZl7/jAKBiGobMZziY2GPKVEvW4SoMxDjgZTxEKRrRa/enT3L/2yyhHZB0HORCSlAY5dTXvDXDj4V2LBgO/9Q4U5T7bBw1EMnJBjHXQ7i459qJKi2oUMIyqPaATFkBeF/v4ml1YkNhWbeQA22+I+IMAqkDglrjOXFEQKtkAEFBZ1QHlYCxVCFjmShN9AaLN4VxD8WGElBRAOFpuBAYVxgwEAGiDlQDRrApRURFLWpBUf/jDCCPkz6pBU9CR20z54iJVRFnTRppU9pI6xzwBXwGDGFRPvQYxdSd+q2DgF1tKPAPd0hMSegKjF4VD36CDUQDCocsI6jU935T6MViECQAxU47NGjnWRtOCkHFA4EwgU/yJDqZQOt0wMNuY4Kw694DbSPPgM0UKxZTtVKkBNVBBeXQNGqYyBB6zgRAwjXRusFjQJd8cAFz0L6oFENXdHDC+kG2o4IHohXEKgDjPlrOw0MsC1DTtBTgQPqOvVCD+s89AQWH8SLUbTtfIAFSg/pQwC8nUbbrxEfMeuswwRB7JQGSCSMUT/0BOeUQyI7ZQEKW6SkjxHZtWyzwaAoQdMTRvSgyc0Q43MBCkbcR9M6+owgg3A24/PCDlXo3JU+BYwgzwUvGGBADRh44IIRRsxz7T/ekWC22fbwswXFDAUEACH5BAUDAAEALAAAAAABAAEAgAAAAAAAAAICTAEAIfkEBQQA/wAsRQJqACcALwCHNjpIscLJd3iEVFhmhoaQdmJMyLScspZ0QEBM0tbUon5smqasS01UZkotqKCUwMDEaoakTjIsfn6Iysa5imxcZmZsqKiu9PX0RmJ0srO5MDM8WGyAamVhyr6kQlZs4uLktpp8Li4x7u7suqKIUkI02trdbnF86OjrycnKmJqiEhYlbHB0EhIfalYsKi5EYGJsGhosoZ+kGhogjo6UurrESmKEMh4sz8/UJSc0TkZEj5Kc1tbUanB8Gh4sJCwsGh4hKiosIiYnys7MFhYsgoKMfoKMgoaMFhYeFhokio6UHiIkKi44Kio0HiI0Ih4shoqUKkp8zqaUwNzEzq68Ch50fmCUPEo0Lmh4JCgMNnSkvPLAVCgM4MTkrtDwKEpI4OjMUmKcaEJcnGKYflJY4M68/vr4nFQYtLSMYhqMXmgc9s7YtLJklhpYEEpIJCzIrKTAZkQotpqUflQc8vzwakgMirSwUoSc7JioLDZQsrSoLgosPFBUgI6IpmJYHDY4XE4c/PzoChQMJMiAXmJI0t5AvoCMLDYkvsiwNEJUqLS0lppkaFh0rsa0lLSMklhkdIaMPh5AXkKYJBgkBhQojIqArtCUJBw4iIS4rJS0fkB0/PTwGiosWigw5Oj4kmI8Ulh8eLSkiI6gPigU9vjQzMDQkIygCiIcmJy8iLRoWpyo0MjYnISgUkJ0NmhQhJygCgYcEnR8vJy0dpwodJigJHQgmJyEgIqgNEoU4PjgJCYcCjIs2OjsJHTcChRIxtDwQEJgduKAVChY6s6YGiJMzsbIkJygbho0UFQceoxkWoTE2tDY2DqArtrEcEgozqRkzpagwJaMJCAc0pgoNoRo5tbYWoxoLh50VA40kmp0WrSQWpzonEJwvpjk0sjIiJzkvs7MUjpQtpCMdIC0Liog4Nb0Zjoc+v74JiAo6vCgxtqUfDrYUEAQaGKggISAioqM/v70IiIsHh4kIiIk+vr0JiYsHh4cJiYkzsrEHiIs+vr8ioqUKi4sHh4s/v78zsrMAAAACP8A/wkcSPDfPib7gOwryLChw4ZMQgCRCO+IiiNBHmrUOM6HwiAailErFiLjxpME9yXcB2/Fh34nTDhBSfMfEIVAfki40K8fAXw1UUp0UcPDk3w9dQRhEnQjBQAQApj417OfvghNN8aJEWDCIqo9n3DIqtHfPQMURIG1uoLsQyETFETgt1ZfW7cNhRgosC9e3RUG8DK8caDFPqBV9ZlwQEJPjw1d8Qo50OBwXQSL2mUQMGBBoxx6VJisSbhBCMT9/unrYeSCuQ+PFr0gcINPiHMLaSagvI9uT9UqkvScQ0CDgJcfeCiBJ4PFkVwbS58Gq3qIjp6ajPR4Mq9fPgIyluj/K5FEwyeNpZf4/b36ej/iKuqyWEGtX/INGnebRl3dvSZbLFCnDwtGzNGTETygx5tvqa1WSk/5SBDgb0/El9hUD6WnBHVPDDEDhERM2KCIbOVHWQj86MNeD+7lUwQLKo5YFwkKVoZPjP/MwGJiPYTyWygwfNiTPjM9FEII+6D4xEAJWFACkxYoMxAKKdyQ2IY2JVRQQgql2FRV/TxB10pLSOTRPxJJdOOXieEjUZlAyCODJfjIEARO/CwZFJj68JOQRPIgkEgZHxQXT5f6sDkkPxIpFM9OVaEwAAz2eLlnmwipudNaJxCBgwruKGoVXTgFmsFAPV0QAwBJiPoEUBMB8LGEPAOgwBAKtl66qECxAiFDBU8KtpZVQPGaED0/CHCCsHzSNdBELOEwwwV4gUlsQUiWpIEFqZEFZj5EYPnsn/Iw8IBbYF4gQLEE9YrPC8GKWkIF8jQUhA/2yMOPBCJkBeYDDIhb0Dn2BFHPEil0S5O1KTBRr0P2RBwPAucuDOa8Mmh0ThAExwOvxVWlgEORD0UcRDT4KHuStRkgkPFJJkcjAw/xMmRtPwC/jFK+9sQjwwCkmFPQzflYAICdTUUs5xJJnHAzhA8MwE89eEVczxEhmBDDAyXccMNmAPwQz8PC/uOzCiywgDYLSERDdkEBAQAh+QQFAwD/ACxJAmsAOgA1AIdxdIArSmdPTVYiJimkpKx0nLTr6+yiemRnZ24nP1/X2NmoknRqTixidpTKspwqLUzj4+ZCYnS1ub95ZktOKiw+TmQsQFSSrMAqLlyXm6LLxbS2xc6McVxucHTFtp5skKw7PUlfanleXmB6eoQSEiE9LSxqfquOqrRGRky6qqSrq7H29vS+zcxOZnS2nnxANCxyZmS+vsQpKTRmdpxqbnTw8vQSFiTBw8SGlqSsuMDMvKiPkpx+blxWWmRecozJxsyunoyiusze3uR+kqQWFyCOjpQyMjzJyssaHiNmepyOemzOzszOztQuKiwaGyw2NjyGho8uKlwkIix+gIzS0tR+foQWFiyCgoxmhqSKjpTIzsweHiy6yszOysyChoweIiQmKiweGiQaIizc0LwmNAysyrQyMMh0gLQMInResKwyetzo8KD6/OgmyoCYnIzQsJB4aDTi6Ph6pJAMHEjMlHAsMiD06My4cJxUUhi4UHRyUHT++vg8NhCGdLQ+eqSCbuQuDCzsoKy48sAkHCAuUoTCpKwmLji8rujE3MT0+NB+ahTQoCyIsOh4XDywhnDcxuS8jsQ0UkRugoQ8LnQsLoBOVDxWblAmHkhyYoz6/viCfpDQ4EBuimTQtMDW6OwqJijc1vSmytDQoqwMFgyGZDyGimQyLjgeUmS40pSs0vDEcGAmHnToYFhyWrCQiJiQWoxqgMAuDHRWiGjQIIBKeiAMBixqaigMJhx25qwoNDQeLnSIiKDE0vD2/PiagGSCiCjc6MyCJICGiLh+djwgHgy4YBy8tHDc+OCs3MQ8hmh+gqAuHhwMUmSagKBUToC+ztgiUhz00NhUMmCIwKiMgJCIsGwYelxUFEgMOCwoKBx2yiyMjIDQYNgGFigmIiA8ICyKhpCWYigeLky+yrTo0JgmJiQqKiT+/vQuLjQmJiwaGiT6+vwuLjyKipT6+vQmLiyKioz+/vwqLjweIjQeHiQeIiwqLjQqLiwaGhwuLiwqKiweHhwiIiQiIhwyLiwAAAAI/wD/CRxI8J++e/kOFlzIsKHDhwzv3UMnQ0YTexAzatz4L589fR4vchxJciCYgzIOvivJcuOJG0e6eODwAmPLmw2PLOnS5YiGBTiDLlwAw8dLJhqEKhX4AuQDExu0kMwggF8YfksHvrvXRF+EC0tGWqiAA0IRI+Wy/gPTBN29AAWOjJRCA0I8AwC+qAUjUV+CDywcTGjywAfEL1dWxIvnZYvarjLuYTDBwsMEMA9mbNDAoYQ+mwO3XFm3eMcAfVnNofM4ufIEc0+56OChT0ZCgvXaLY7XznFWdLXztfbQSMaDBps7R7YN8h49KLt7q80XWV8UEzcs6zu+2de1OtU/3v/LHb2e2s8Hr3N5M6Fii2mPFjB4d7D+Oye6F0vP6hGMcRNcWNaEDHBpwVlT9lzUxHjQ6WdeVvdEZs91LLB30AMh5LCEDp0dBIY9ASTQYDxQ1JOOOkTgA0ZQ6OkzWYAT3GPPPX9xYWAKSoiAAA4SdDBiO0QYMYQEAMhQzgAoEjEASR9FRiFx4r1jARYbHKHFI1osoYUWHWQRnQ0jGBAPBB2ogw4UTECBTjojyZgeZW/AcA8Y76QkQwVDsqClBpBUAk50VngZzwpXkICAXRAgUM8ARDSK1UP1faTPpCAdlA9X91h60D3vkLcYFFbssNg6hULRSzzrQGFmOwrsYMSSDlH/l5BEkUVIHXqyomfbFiNm4YSoqJb6JQ1CjNkBPQItiBpBmdoKkm2ZXnpRpAsm5ClvoY5ahQ3</text:p>
      <text:p text:style-name="Standard">58UaCF6Sl6tiCzOUzUIJciZcpcOI9O2t19fxoRRGjCqufDX/qt4WtmX50G3rr6gNctLZFlhC6F23RbTtO4DDqFNxGR8KIJV76GbnO5trstM0eHClI8UbnBL2obtstqD/WE9xB1V5Mq6yRkUsdpuUepPBuWcwDLG9OCBpPFtnqW+lHRMvcnKYIR0jzzDJcqwABCuymQBBU7MZEBkyU90/Ns2Jc8MwoISSwpgg1EfJuaC+2R9ppS9cveuw2t2C0Y4NN6XKZXsv23mmX/5gspvUxbWt1/DYhBRLz1KNOObLyyvfjaLfz4D8fATdwQpi7S/MAIKgwJhRG0HOS3pDvvZ9AEyFkj0es2+NW6/nkU08VKwzERA/qpPNFt6WbPjnqAAf/cthbVFEDQRB4weiIvbN9ukDlRi9rvws2wbkEBa1AAAg+N9/37wKlA0Y56ZQzvvjkl4/+AGDQI4BcBMXzQ9beO48EQ+Ucqf8A3ujvf/78QAICFBC/eGSifvZryADK0b/+6c+B/ChHBMuxD3WESSAIfFw71OGQ/C2Qfx5kYP5GWA56DCALiskg3zbYQW+kw4Eg/KA3+LfAEhqBACrc2zq8wEGHfJCB5Wtg+cvI58IIIkEAEshh2mowgvs9hIE//GEEa8hAfqhjgEqUGgLCkJH8CdGBIpxi/r5AjymIKYs3EMA+NrI/CaZjgUEM4j/oYY8MZDEeGZDBozYCxv6JcY9zREESc6gABPRQLQMJAxZVmMc1InIg/NjCCOyCQAmAgIuPJMgXkACAqHkvBgLARyYXQg91COAHvVvH9ojQj1EuJIDsyAIl2baOG4jACY50JUPoESQAZOAHVFAAE3IAABBYAQmA1CVD9tEoEjiTBKMABBKy0ZCAAAAh+QQFAwD/ACxgAnIAKgAvAIfa2tyYeGi6usGymHdymrSYmqK6pHw1WnCSkpyFqr65x8xkdpg4O0ZvXj/e3uTGtpzU1dVQMCxUVmQxMjxLS1Rub3T19fRiSi8qLkhCQ0w+MCxOaHxoaW96alTr6+zu8vSmgmx3eYQSFiQZGSyoqK6Chow+YnSguMywsriyjnTMzM5aXmzFyMxSUlyOssSNjpSOkpyCgozLy8CioqxqbnwuLjbOxrRwcHwlJzTCwsSurrSGho/i4uRiQixiZmwaHiwqLTR+foQWFh/m5ukeIiQWGiR+gIweIjRQRjD++vjMxMD20NyGrphCdnguIHRSRngmTnSKhpComqQKIHTe5OSmrHA+NBQkJByGmrBopOyMgIjOnnhosnDIsOzGtnignHDsoHhQeCDUsLRkYGj89PAKFAz46ODAqMAyLCzIkMj6/vikWowqGizaoDCMiLguJDQKIhxwpJTI0pQSDiAuKCA+OjC63MRebExSeKSEyizWzLRkMiDWxtAsOCiiosyGgKAKBhw+VEjGiHgWICAsOFA0SHQmIiiGqNBCiGg2eNwGFCiYxsSQJICWqqTI3sRcZKQqTkiKiKDk5NwuCiwkIgwkLCR4UmxkTnh0dJgaIkxCbFCQbuSitpiohowcODyoqJTMxNR0TjxSMgzGuMBCTnR+dmRaMlAKNCwOECAkOBAKFEhAeKSOiJDI8sAaeFwaIiBcjKR0eLSMWmw+Hizu8KCiYCiWtsAQTkiYwnCE6Kzu0JzI1Mx0jKDaQID4+NAeGCB+cCg2LsiYqOzi7OQqyoDa4EBaNHgaFiBeiGhcpLCocnRiRlAaKiyAWqh+WBRiVkCogLB4imTI0vAQEDCKpHBaTBCMdKCQhig0ThyGWDzuoMhednSQjGTm6MxaFEhowsRcRjD8/OiGjIDi6Ph0gIwiIiz+/vwSEiQeHiweHhwqLiweHiQqKiz6+vwiJiQSEhyKioz6+vSKipQiIiT+/vQaGhwuLiwmJiwaHhwaHiQaGiQmJiQuKiwiJiweIiwAAAAI/wD/CRxI8J8CGQN6ACnIsKHDh/9IuVDxoAO7Gv/cCdnYD6JHhxgWKMgBIkIlQxMQUEEwodzHlwPVbTghIwU4fv4q8DDn4QYRmDDZmXCB8AK7dUYsmFOzAx3Ql+wOENjl5RkdfyXamTMHox+7px4rmUigwsAFdejkbTUnzylYiEBm1ryJbsfatm8hhlykJ8CsPmnv+sv78EACUA8a2GMXeCtewg0JHCz5Rt06u44HQ2aoRIZZduqA+FO7dYe/e/qE5Lu3+Z9ncKDVsfO345/jIhN2oAgBZJ47fSKOuQPbQAM7ezXoVBptm+05ckp5VNBXY4eKHTU6AmVXCQg7dkBqpP9tLk+IPNsWYojgsJMHh3IaRQjR/hAIv4ug2RGpXfoHDIHtxHBOVkvtUEQN8kAAwwT7QASebOrwI9p5jo3w3z/tBCFCFOStt9MQFbjl0GL2eCcbcxVeGOA5tdkmz4BatbPDOnB9VyI/aPFnzg7+AajheS6KQBpbIjYkoWzg4UQhWxYCKGCLzmHGlmYORQjEYifqKE+TGP4o0I5C3lUkQybiZ894tsHwAwJfytNjmhauZRpEi9WQn2gt/gMBCRAMtGeftqlQgAqCCaSOnQWVaSdaQH601qN4fQeafQJJehxoSsL0qGCHHlfmPD/g8IM+XtlJm6abEmnPoeogZ08/GZD/oAYPO0xABGjMvZTqlGVCiJRS5vyjggT5lLNOox7t2lad+KEVBLACeRADDkLkmWyqc96zzz797HMPERmgsNVAFszAwIWOpipPPv/s4862286TTgssMMSCCqhuuq5A9xjybrz1+AAAZMrqM1C87u6zTj4heECYsuwevI8h8K5TDgwWvLUrWwYT5K6/FK8zwQzBPrVrOyV0LDG87hiSDgUCgLWrBSFETFDLLcebDwcDA7UrAByo7PG2/6aDDjlm+JzqKBSk41DOFO+TTg0FqKHrrgXgMJxDCc8zcT4ZxHxtqtJw4PRDUd/z7zo8j71pAUd55DXFIaMTwhAPbYwCA2y8V/Tuv1LnQ4MDDG1sjgJNA0Wx1++yUQS9JRveDgkM/LI1UBO764479SA4xMbt5LDCL2fnFXXIQkxwwwwKQACBCrsxUEQ987TG0DpFTFLGJCK8s9E6DTYUEAAh+QQFBAD/ACzYARQAvACNAIfr6+z29vR2eISSkpQiIiSurrTe3uSYmJk2Njxsb3ZlZmq9vcSSkpy1tbzw8vRWVlR6eoRSUlZOTk7KysxqanAlJzSqqq9ycnYSEiHExMempqQeIiQuLiwqKi0SFiTa2tx2dnSioqSusrSenpw5Oj5dXl+Okpzi4uSGho8uLzh+foA4PExAQkzW1tRGRkiOjpTS0tTOztSGhoSanqSYmqR+gIwWGiTS1tRKSlFWWmQaGywWFiyCgoSCgoyioqwyMjxSUmSmpqzW1tzm5ukWFh+KjpRubmxiYmQqLjQeIjSChoweHixCQkR+jpCynJxcWlAQHCDO4ECMnKAkKBzEtpRSUICquJDo0Ji20pTIyrQweoAMOCzEoKh4Ymi28sCgmJzc+ODcxuRSVjzOoCxsgLD2/PhsinSKdLQwMMhgsIx0sOQkMCTooKwmyoCIkKBcWGQMJhwwKDQmJkx+biiCfpD69Og8Iiw+QkC2ipQcLiyKiKCqpKCkmrCIvqC+vLDk5NxkdoAkHjgiUkiOWowuHiwWECASEDCWjoBcUFRsdlz0+NAiInS+srxwcIwMBiwuLCCKgGQ4QDyOiJDe5OT66OwaJCywuKgkHCSEdIQcHDh+JIBQRkzu6OBSFkiAdJiompzMxNBMRjhSRhiSdIygrKikmohoXHDi7OTC3MSiuLg8OCgiKiji6PiSnISKgJDc6Mx+gqC6ysSqosRwYox+oqDC0vAOECDOQIB05qgmKihSNmBAQDS0vMD6/Oj06MxAOjxseoyKhpC2oOgGFigmJgyKiLjEztBKWlwmPCxkZnjKtrzExNhwWrDo8KBaRkT6/viWgpCkqIxSRmRoYljW6OxKUGSSqpTc0LySorxwUHSIsGSo0tR+buR0yiju5PTu/PAeGiA8OBAMHEjc1vT++vi2qmwuDCz00NgMFgz6+vQaGhwaHiQqLiz+/vQqMiyKipT6+vweJiw+PjweIiw+PkQiJiwmJiwmJiQaGiQiJiQeHiQeHhz+/vyKiowaHhwAAAAI/wD/CZT3K5LAgwgTKlzIsKHDhxAjSpxIsaLFifLo/brIsaPHjyBDikxYcOPIkyhTqly5kKBBljBjypzZMBJBmjhz6hz5i97LnUCDCm1IUN7Qo0iDRtKYtKnTmPJIGP1H76nVqx9/yXtJAqvXrxIj9QRLtixDrT/NqiUbteTat15takwLty5SrQQj2N2LlF5GCXwDC5Uqz8gIDYIT44yq18IIxZChylNwQAOPyJhV/sIBIsQII5lDj4wUwVWIfwpEq/4o74GMf69Xy774q8SA2bgtyrMdQsab3MAfRrJtQcaD4MgX/nJtoZWp5NAPypPAI8SX1NGh03NxIUQISNmhF/+cduB0+ORiqWtAfD54QXpHKrd3L08eE8PzgS+deiF/brz+BRdVVyYFKBuABuIm1lQJHihWg7OJVRWEq/lFF4WYuYVhZi719OCGGTIFImRj/fOSViOmqOKKLLbo4oswxijjjDTWaOONOOao44489ujjj0AGKeSQRBZp5JFIJqnkkkw26eSTUEYp5ZRUVmnllVhmqeWWXHbp5ZdghinmmGSWaeaZaKap5pps3shOB+y8mRABNmBgAwFoxglnHHIKZE8KBxjAQAr1nNlBBxzAiUQHB22QwAn8AADCEoa+uWiiBy1BRwD8PKMEpWZ2kAKie7Ij0BJKwMMPPwwEYmqZb1r/CudB8/SzKj8ozHPmqIkm+uo/S6Bw6zu6mhlrB0jwmek7w4IKK59w9vnPPMKuSuyZevoax0H6MGuts2TKOqqeHVA77Dz34EPEOvaISWqsfLITxzze4moDMq40IEAH9hCg7p1cXvputMEOWwgEDvAzRAL4pKAEDCikgKeWcCJb8ajl1vvODkWsGkAPGFAwCT8GJDAPnYUAXGWivFbMATtL1IvCDgysCk8NHvSgKjlKmFNBEUK88EOhVFb85riHmsvPP0XoYILNPGAgMxSP8nNCAhNP2fKbfI5K76r/bPw0PzdjUC0/73iQ6qqfVnlxtIfC7G3YOxxgM8j/DOvB2e+A/xulrx1A22vBS4u9ahl4D2uIxsVOKSrcsn5d+A5SeJy4tXs367a8b7KMKOH/vJDEAMNm0rG1O4yNduNSxmt0xZL/I4QFMIA9+w23xnBADLfmWiW8R5NK70O3Fn9uk3wikRDnubwOMwrEG19830zqqedBHRCwTiCV4HPP48M7JP30rB/JDhIcpMAOBy+bmg8LFjxzQsQbIBp+Q+MfryTgFSfLjj41CMBBYpADfBAgWNHLH/WUJDDPvWkDKnAAQobQgwrY4B0JHJ/vlGSPe9gjF/Xo4D3ukYt1sKABCQmAD0jghgxK7x3rYNI98jHCGdrwHvqoBigUYowdii9/aIvhkv8IcA8iFrGDRCSAOhTwAYsAEW34aJIHjVjEGl7CBgIAQEWeCEMn1ZCISJzhBurxAgFOhItRdBIBREjFEe7jBz5YWkSeCA8lpNGLRuxXFe2xDxzEQiJPdAAE9AGlEerRkEnExxGaCJEnfkABd1TjF2s4wkssoQZadKHxMoADQkZpj1UkYj70gYQRyBF/QKRB9qY0wjxSEhyCYMQP8/fISH6ylaHs1yWSwUiFPJEfNKjAJaqkRxGKEIeXEMApFvLEBkQCHFfCZRKruAF8JMAACXniAnAATSxR8ps4xAcQMrA0OgaBBOvI2pXWmMRDFlEdKXjHKfIHjwyUQAee5JIHv3grTH0QIQUJ8EEGYCCEGDQABCvYgT/U2SUqTnOE+sCHBzBAUYoSQR/3YEhAAAAh+QQFAwD/ACxxAnMAKAAuAIcaGiwuMjyNjpTZ2dxLS1S3t7+usLT29vTr6+x2eISkpKzS1tQqKi3Kysw4PExlZmxEREyanKQ+Qkxsb3QzMzxSUmBaXmxWWmSSkpzw8vTPz9TCwsSWmKB6eoS+vsTe3uRqbnyysrxwcHyqqrDGxsyOkpzi4uQtLjaGho8aHiw+PkRqanTW1tR+gIx+foQiJiQWFh/m5uk2OkQmKjQeIiQWGiSChowkJjQWFiweIjRy5Kj6/OgkLCD6/viyupwkIBzm8KAoHDjg6PiEdIRoYljEyLR+oJRmfozU1rw8amBKRjwQGDCGoLz2/PjIorhOYnA4NBAQTlxIhmAiHihuYozAzNAgThT++viGuqDIrPBseLQKBhxydJhIeByqnKRsjKBUcHCKWnSQpqBgroxQMmAweNhoXHB8WrCOjICk0NQgIHT0+NAmyoAmICh+jpBETFw4VFS2ppyUiJi2oLxGVlyOiJA4LES2urA4Hiw4NCju/PD69OjCssDu5PRucFxOSmja+OAeGCASDiAKNCxaRFAcODxkZni2oHh8buRwimSIiLhOQFxaVEAOGCD00Nh8JICIkKAiOBDa0PSCfpDS6OyQdIx+gqCAdJiMmqDOtshygIwoTkiKhpDItqCOgJDCtthkdmSgurBuemQwTnwsHCQQEDDc6OScqqTaxszk5Nzk7OT66OyoppjMQICKiKCGrmSQoIRQTIB6dmQwLsja6MxQQhhQFEgKFEhKVjwaIiDm0JgKIhxUaki2jMh8bigWICCsury+0PDY0NgsKiD06MyIdLQaKiyy0JQ4TjSqrOiy8MC+2MQGFCgaFiC2yMTM4EBuUHQiIgyMgGQYeFjMoDByruQSGiDi1sByyigiIkxIeJzqoLAqCiwOECDu6OCkpsQKFAx2YmgkGCQmJiwmJiQmJhwSEiQeIiyKipQaGhweHiT6+vweHhwiIiT+/vQiIiwuLiwaHhz6+vSKiowiJiwSEhwaHiQSFiQeHiyCgoz+/vwSFhwaGiQqLiyCgpQAAAAI/wD/CRxI8B8DeAz6MXgBoyG9ghAjShzI4ERCBuMolDCBIUC7iSAnXrRIY4IJfapEvAvJsuDBi/gmHdCnDwW+ljgNKiRpYx3NEuMY5GRZ8eU5TjT1obs5NORFhefQJV3aNKRChCfUSaWJ7lxVkEWhokiKwutXiVcP4tuq1OxZiC8tnhvLFR85fjDskXsrcGfCtVNrULBRIAEDeu3w1vg4FKHCflFp/kN3r0MGfSZE8DuBQgOKEy+GWryKb6xAFDgE0DyQr94KU1dMTDjXrga3XW2shgUsEF2KEjTXtbiXb+Y6FDA4sxBAYRzYtJFP4wD+b52Le1sn3zOpL8YEdSDTZv81Pfm3vur5zGVHZ66nvuNMJcZlEH3y9PPWsZ/XTrctSKx/kecbdeukJ2ApbFE10WgJ1YcCAAReJ1Vv9/TXVXgX0TfhPyXgQ51SKUCy34BTxRcRVgjx9s8CI2iwH4vC7NcABy5y5VZEGcIz11BJ1SUQQvAIxMCQYWnIY48XFvmOPUGkYM8LRUV1JFnnwHNCP1a+4IABPZiAAgXqHLRjTj229VhCU7gwE00NXGDPOzSgM2VdAEKmZo+q+DMODCjM2dY45JADqDoSFNDjPwco4AAkfqJjzz8vkBMpOfZUQMI/kglEQgON8vNPoIC20046DwzAF6ZIPvpPG5OSw449CSDawFeZ6HgqEDmsBqoOPQIc8Battt6Kq64UKLBfU2WuY0OwAkUaaTvqvOHBV2Vm0IGqAwXaRqDtBFJqVWUO8EAgEEkaKDk0qNOCrH5uQAB45bajLTsnRHBsS2VywABj5dJjrj0QFEBmjwMYAq9E2w6rzrcslakPB+PwG5Gzkk5BQwcxNNxjCCocPJG2gbKTwgQfgFSmu/HgRDE56vBj6b0CJauADOlIHBKuk456AjqqDJTsBhbgw85XOOuanAgKbLDAABoYkIAD/NTMV9Es11BPPeZcXU8z7IQWUUAAIfkEBQMAAQAsAAAAAAEAAQCAAAAAAAAAAgJMAQAh+QQFBAABACwAAAAAAQABAIAAAAAAAAACAkwBACH5BAUDAAEALAAAAAABAAEAgAAAAAAAAAICTAEAIfkEBQMAAQAsAAAAAAEAAQCAAAAAAAAAAgJMAQAh+QQFBAD/ACyQAQgA7QX4AIcaWoSGhoheXlx+goQ2ODwiJCSqqqxmamxCRkR5enmOjpTBwcJKSkyenpy2trRZWlzu7uylpaTe3twlKykiHiTy8vTa2twSTnwVVnzV1dSysrTGxsRycnROTlBiZGTKysySkpSWmJjq6uxmZmiKiowmIiYWUn8yNjReXmQiIhw6Ojy6urwGgNQSVoR6epDQ1si4uKwyJChCQCg0TlD++vjM1tx2UBzqkKxoZljMwsSEXGCYlqgqYEhahIRQKCTi3ujs7OAMLkwIfsje+Nw+OjgqLCAiNixshCS2tKD20twyKEAoJByImJAIgvTe5sQ0EBy2wKzs4uweEHhoXGDc4uhMYDwSVpAMTFDGtMxMYIgyLCDe5vjK9NTGuqzy5siclpQEetwkhDgMQnyIkng2Mjiwzrg6YBgyQjiawrjOuoymwojwurymwuwiSDREKFh6cIQ8TixYWlCsqqSUpKQMftxEQhA8REjGwMRUREg6OoAGUoQ+PEjIOoDAwtj69PAqJChqUmwOVnw4KAyMipgMZGzi5uiYpJAYGCiEjpB2lIhiXFhUSiz4/PhUSmDi0vSyuLTw7PispKw+KDCOkohQWlguNjji0sQ2hLjm0tw+RDgSfLQyYHzy+MxUOETC0tQiLgx2GlhYTkiykHBUWnAyNkggCBwKECz6/OimkOgoEEgcKCyIdoQ0LDB+jrCquKyomLh2NtiopsQEgODIkMQ8PFwgYGx2QGCm7LwuKjBUZmAyNigiLlQafOAuNswIcuCmgqwIiNTIkCxCNDje7ODs5JjKwtgMVCBCPDjK0vR+hFwUUnSKkJggGAxEYGB+dqzK4uDK2LT65uxMEEyYnsCKkojK5JCwuMyunpRIQEDOuvDYusC2nrgShIxqXEQSlNQmKDgMUmhkYnzI1jx2UJxIzoBshOByYmyOjowqLiyKjoz+/vSOjoQ+Pjw+PjQqKiwWWoQuLiwyMjQCgtTi4uQmJiQWVoQuLjTi4uwSUoQSUnwCftQmJiz+/vwyMjyKjoQAAAAI/wD/CRxIsKDBgwgTKiy4j148dhD3QJwocSK7ihQtXtSIMSLHjxY7bgwJMiPJkyZTekS5UuVIlyJjlmxJ82VNmSxt6sQJc+ZOnzxvAh2aM+jPokR7Il2qtKlQpk+dHpVqtGrSqFinZrUKVatXrlSvfhULdivZs13Ljk2LNizbt27jmoU7V+5au2rztq3L925fvXT9CgaMl6yufwXoLVzMuLHjx5AjS56MmJ49diowa87MebPnzqA/iw5NerTp0qhPq07NerXr1rBfy45Ne7bt2rhv687Ne7fv3sB/Cw9OfLjx4siPK0/OfLnz5tCfS49Ofbr16tiva8/Ofbt34PEQl/+gTL68+fPoHdNzCDG9+/fw48ufT7++/fv48+vfz7+///8ABijggAQWaOCBCCao4IL/vRReCQUwKGF+9BQQT3cYfqdhhhxu6GGHIH4oYogkjmhiiSieqGKKLK7oYoswvihjjDRqF15iE+ZYHz0lPMSOjkAGKeSQRBZp5JFIJqnkkkw26eSTUD5pkQo3jhclkxVe+OOVXHbp5ZdghinmmGSWaeaZaKaJnmYSVVKZmhOu5yOcdNZp55145qnnnnz26eefCG2UGSviAQpgASVUQoQKhjbq6KOQRirppJRWaimSmUGkwmEVXkofj7pI5OmopJZq6qmopqrqqklmohk7VbL/Wl6FrGQm66245qrrrrz26uuemWIW66+LrVdJe8Qmq+yyzDbr7LPQNhZRZg9GGK1APNa65bXcduvtt+CGK+6XewR7o2LcZonsuOy26+678MYrL2WaCouYtdcaS8Qe8/br778ABywwrhq5CWG3PGo58MIMN+zwwxCH6RmhnaZr4boRZ6zxxhx37HF9HqlwQqHp0q</text:p>
      <text:p text:style-name="Standard">PtxyinrPLKLGuMmavsuIkjtwXsEyqjLees884899xsvURQjG+0tKqQic9IJ6300kw/qkJFexxWArrX7nMxzk1nrfXWXHfdZL1U3tttYnN6bfbZaKet9n4F/1NxvvQoivXadNdt9914D9QZO0Ij/1xCrUfnLfjghBfOM0Vhvx1tYscSYfjjkEcu+cB7H4YowiY/PfnmnHfuObSCxkxyvhdv+/npqKeu+qgvQ9Q3tw3JvfrstNduO56ID5tvCaGafvvvwAcvvJKeST00tIldNvfwzDfv/PMCTnku5mVDb/312Gd/3tOZ6k50ASdrL/745Jf/j/SjRzv1sb6b7/778M++t8xUE515+/Hnr//+hWf0+rU1Yx//BkjAAq4NNJaz0u50sS8DOvCBEExa22YGQMtgJoIYzKAGO1YuzfzPftXboAhHSMJ5hSSBY7Pg8krIwha6EHSdkZkCQYixF9rwhjjMFUY29SaaqTCHQAyiEP9J1Zk9eA9acqrhEJfIxCbqaUqWqx/yErUoJ1rxilg800UyJUO/9S6LYAyjGJ1kNA+67XjPKhr+xsjGNroRQei7HLfWp8Q32vGOeMwPZyQyPR+GL4+ADKQg0wPF9CHxaoNMpCIXyZgtQkRmaHQWHdfIyEpaMo8v2xfFpJjG+13yk6DE47TYYblINotxdQylKlfZxGCF7WDp+putWEnLWg7RM32soABtycteurBtikOiJ31JzGJmkE08lKMuU2nMZjrzfVvMBBFuZEpmgWqWz8ymNstXxn1JjZPOSgwryrXNcprzeuzYV2bsITaL7fKc8Izn7zjjqmp5sYHyzKc+U5f/uzMiDHzk3KdAByo57kEEhbCLGzMJytCGpi2O1VyWGh1K0Yo+NFgGi6iykkhJi3r0o4d71QehBSGFgfSkKN1ZuTJRriN28iErTKlMZ6oxVy0KVv60mI9ekpkOVsSVo7RJGTUSrKAaVCM8FQ3YkOmqPdYLqUV9VUt2KFWgdiQ0IYlqUekZEVdRFXGb6eBE9qhVpFK1rFNCajo7WESsSnUkTxurXDPCVai+dah4Zao6NQUzkQx1rmPFyFfZ2rqsEhUzUKsqYff2U8KudKlkhVlX/fqyq9pUrlALlkT2ZteegkasE9nrUgHb07emFbQXkSxpR+sZuW61Ja4UyVs3+yqR/4g2ra5UbVUP+9lM/RSwao3qZ37LWdf2la+0Lc1pi1vYp4aVNJLNFFmntNjFqnWuYv0tMhG7W9nWi6124OtNDRvX2v5Vqbh15GgfW1rOutW0qD2sSfIKWqyutK5BzS5fgVpayG6GpWBlbug0S+BRTtegR0Ws0XoKM/dmgrmhWSlxXSvWvTo1qLUFG21by1fgXnXAe2jwbjn72L0K9iPuNSxH/vpe4Mr3JFuV7G2Ta1PhLlWsNrbxU3WcX6Ca9bWOjOxVMdJF2PEuoDRNspIdNrEekk5balVnU9Nq1s8AuL/p9XGWPZNc8kpVwlMCcJB1e1ouq9WnnAmvc68rYE091v+1HHZrY1VLW7Y2VbIhfvFzrxxnnRx2h6rNMVtDXGAtS5fPIFnUlOl6XfUO165wNS1/rXzWB98VvY2urFZRW9aiEnYln8Z067bakfqS9riF1S7Y+Bxq4Zo6uDZ5c3kfnekAq1i4nVawpam76pgYbcKT1mzI/gvWVRexsyztpm+H7VisttW0rqnJWG365pu218rQ/m5r33tfzM7WrUUlQpgHzVrGLjisbLruV5trXFVzL9kGXomW483awIJm17wVc1K1Sm0uH5jDAA8yhV971A0rGLNRJfdqyUvte/t02OflL47TXZpQ+3nHHK52fCG+7Slj+SWy/TiO79xl5xIczp7/lXFKHA7Vhk95s16F9LXpidaxjkyZ9mMfasScYIOidt2/JrHJdX1iKsP5xzXmbsCDrPAyAruqKreqnP3dWZfM2tgo93C8P9tUqEX3zNJ9rtLPvV5/kzngsbXIeLf77M3Kmu1U/rC58d1lt8+Esbxl88GbLc2w1zzBxd6y0eFcZ4o/+O0bBjOJi/vxQ8fd2QNWb7etqun5imaxX5/4eplb6rC+XMR1FbCw3dxiga8ZcZbeuLbBHWZ139Xi6qZ5a+uu9KfyJLKnjy/gs0tfXEde4XpO+HmFamnosjd0G/d0Xtfs3saS/fTobrR1Oc74LzP+7Kk1/cFrPvijO/pVZXxv/4q3Hto3V1355u0qil2/YqrzeNvgh3umE3ua1Pv23PTcV7pVfOnu77vLrnZ5NzZtayV+iwZVvKd09LNkDNiADviAEBiBEjiBFFiBFniBGJiBGriBHNiBHviBIBiCIjiCJFiCJniCKAgnNSMe62E1FTI1U1MhLpgYidEQ6wEhMkiDMyiDMbgePqiDNIiDU+OCPZgYPcgjPlgh9NAQRqiENCiD64EoTfiEU1MzPniEUeiEVoODPAKEWpgYSYgoPuiCNriDT2iFOHiGToiEUniFLTiESHiEcBiDTJiFZ8iFLaiGNaiEN6iHNhiFDYGHSJiEJfCHMfiEdqiFLfiGP8iIYP/Ihi+oh0m4hF2ohPtwiIuohokohS64hD14hI8IhjhogzCog5sYiJmIimmoilO4hjXThJ9oiDdIiXw4hoOYhYB4i674gzv4h55Yg2kIiWpYhYNYiMQIjLSIi1wIITZYMzEYjK/Ih2W4iLjYiYYYjYg4i7rYiXiYjY94ibZYhGbIjaHIg5Hoijuoi5bohIIoi3wYjIw4i2c4g+CIi++YhasoibnIjPi4i6Y4iXQYifSoiVgIjsdIiKKIiEI4ia0YhHe4h4hIj4m4hAkJhTl4js7ohujokBcJiGKokc3ojzfIhODohW1ohKR4hWDIirNYhxx5kiKph8+IhIEYjRpJiZj/KI+UiI3jeIdJWIddSIbsuIefCJCaSJL/GIXMCJG1mI0/qYQz2ZLoGIYhyZMVaZK7CIdo+JQ9OI20qJAP6Y9EyJBPqY1SWZSNSIwHCZNXWY83yY+8CJMpeYzQiImPWInlSJAZeZf6+IIeuZS7WI+ouIZ0+IifqIlQeZFWGZND+YUFUAATUACqwIV/2BCWmYyXaYuU6JW0WJmbiZmdOYmZeZnTmJmf+Zme+ZScGZqoCZqraZqkqZmyGZu+eJqjGZqmqZqsSY24aZuu6ZulmYynuYi3WZvBSZu7eZy2iJytuZq8OZzN2ZqzSZzUeJvUCZvC6Yte6ZnKmZvBeZ1l6Z3S/wmevcmb2Lmc4Lmdwrme1Fmev4mdxomenHmezEmf0ZmduvmdvVmb5KmZzLmf8vmb+QmaosmayJmar+mf1UmgsWmeAwqd6vmdEQqc96mdvqmgC/qc7Nmg4imgw4mg91mgCmqhzvmf8Jmh9Wmg05mgCwqishmd3DmJuwmj/Zmc0JmeIRqgHtqhz6mf3SmjJ/qi1jmkENqe9jmf5fmjPzqiH7qeMdqkSRqgBzqgHDqjT5qa5HmlRjqeWGqd0pmZC8kMTpiCZFqmqYOX+/APFwAGQsCm+qAPbhqnQvCmbvqmdsqmeDqncKqne2qnbcqnf7qndaoPgdqnbzqng2qohyqohf/KqHWap4zap3K6qHk6qJVaqHL6qHOqp5dKp4j6qZYaqJBqqJpqp4pKqHf6qZHqqayqqI06qqmaqKk6q5Nap3oqqny6qocKqaMaqo6qqrvapqw6qai6qn/Kq7l6qsVaqpKaq24KqMpKqL66qrI6q6c6raSqqoN6rNqKqaDarYpqq6ZarcHqp8PKp6XKrLDKqbfKrM2aqYUKrMpaq+3KrdbqqZearuxKr36aqMSarfcqrdyKrM3aquLaqdbaqN5arK2Kr/Z6rtnaqfJKq+xasA5rqqZasZqar7jaq+g6sfAarLBKqRXrsGBgrv7qrPvaqAIbqyurrsCarCtrsg9rsbr/irEQS7HK+qrHCrAF66seu6gNS6zJqq8cy6w1a6vuirDhWrROO61Im6gLu63ieq5BO7S5aq//6q5Na6hJO7EG+60u+68X26kpa6xVq7T1irUYu67RGrBtq7HQGrFOi7Uc66mycLL5QDX58KbyIA84G7iCa6qyMLh2WriGqw+Ie7iBu7h5m6xvuriHe7I4K7mKm7gYa7mXO7iaG7mEK7idS7iUy7iki7mgO7qga7qZW7mpq7qNG7moa7ihK7mh+7qb67qwC7mWW7uV66a827q3i7vCm7iPO7yse7zI67mcG7uyS7l5a7zAW7yli7mai7i/S72rK7rEi72yC73Ce729/5u8nzu+2ou74Nu4zOu95Ju5iSq9tiu+36u806u46du93lu9quu4x/u8k7u+2eu+wKu+wTu/Apy8/Ju/9Zu/8Ou/9ivA5zvAECy/2cu5w6u/7DunDzzBB1y+3FvBCxy+ygvAtGu8jsumGWy+5HrC4gu4ezsQfdsCE/AN6GCmNFzDheMO9aAPLSwQF6AP74AORoALNjzEREw36FAP8pAPCpQPQtAC6IAL8ADFuGAPUkzF8HDF9gAPWXzFWszFW9zFWMzFYQwP6JDFZgzGWjzFXozGXzzFuPANaRzFY9zFZ9zGX/zFV6zGVuzGcozGfIzGXIwLZczGc4zFUOzFhwzIXf8MxWdcyGDMyHFsxoMcxnrcx3SsxZMcx2t8xXCMx3O8xVsMyZ4cxXfMx6a8xo2syGK8x358yZ3MxpD8yWSMx3tsxVk8xYOcyHVMypecymF8y3e8yqpsxZv8y5qMynNcycasy5tMxfbgDruMylUcx3BczMHMx43sy3lcx21Mx1K8yNG8ze7QzE9sy/DwDbogxpRsD4M8yMQMy7wczGOcyu/szaQcy/Esy2f8xpe8yrG8z9JczGuMzsdMyGf8xP0MxQQNyOxMzwx9yFnszn5My9ZsyAk9ycFcy4iczxYdzaas0bwszCItx6K8yGmM0A5tzv4cye4sxd/ACgENyswM0sD/3MXVnMy7/M7M3M+EDMk3PcoqfcsVvc1pHNHyzMkwrc7zPM5mXNIOncfGPM99DMz4XM7T3NEj3dRFbdJ6nM2WXMcu3cvG7MyRLNWfDNFenNFiXdNSXc+SjMf8XNPADM2BfNSVzM4Vnc13LcvbLMhHHcgbrc1ezdMMXcb/XNdXbdCQPNOIzdBrzMiMvdehHM13jA7IHNdKrc4UTcxNrdWqvNbnDNNCvdO4gAH6oAwp4ML6UA//AA/uUMSwHdtcAw+mvcP/kA9ggAH/IMiy3du+jTQ4rMP4ogyr/Q9P/NvIndwrE9z5gC89zNqurdzSPd0aQ9s6zLf6YAK7DQ+MgQ6v/+0YZVzGcPwP7vDd1H3e6H0rzO3cxf3MC0HG5T3DkCHI50zG6X3f+H0q6FDb2A3d5o0Q5f0N5F3N7oAOcOzdBu7a1Xzg44zg+f3gEE4pzE01PazdvK0Q8IAAHJAOCnAO6ZAOy0ACHn4OIe7hCvDhJ34OgzAAHUDXEf7iMA4opS3cqs3ax20Q8Q0PDzAJHT7iIn4OQP7jQB7k50ACIp4O53AABCDEMd7kTm4nEz4QPazb0W0QCI4C56AAIBABC3AHG7ABXg7mX+7lC/DlG9DlC6ABIXAOIOAB3P3kcB7nZbLfNC4QuK3b443j34AACUACDZAB/PAY/BDo/yABBkACAf8QB3K+6IzeJVFu503c2v89EGT8AIjwC55AA4TuGITODxZwDekgAI0+6qS+JOvtwmBg429eEFEsAOkQARLwD5seGSLgCgEwAgRQ6rq+60ECDzls20zcArs96QIBzQJAAhFABQIx648BCQ7wCz0gDLw+7dSeIHQO7Lnd2qtOEFeMAgpgAFEg68zuGBXgAJOA69We7uoOIL5+3VKuD7p946z+DcduALE+7o4BAQ5wDui+7v7+7/Yx481d47st36wODwJwDva+7JMBCY9AAgcg7bhA7ABf8RYvGUdc52pa3Fd8EFCMAiRgAPPA8JKh7/ye6+V98Sq/8o8h8Nit3XleEE//LACDEAmxLusN7wAQj/IUz/I+//PWDewcz+Ssbg8PcA4RMPI4X/IOkA4jwCjuIOA/P/VU/+gbb+NETxDjjOVJT/KR4ewnT94GT/Vkr/LXji93btxZT+kI/+03j++Moe87b9w9X/Z2n+5WH+ySfhDGHvLKvvRf//ART951f/eGv+tBz7fZ3vEGAcUPoAA27/WQYfLobuCHf/npnvEDb+fwXvAHocX1/vaTIfdKTviYf/q8Dg8m4O52vvgUP/MK0PWADxlg//Smj/q4P+rugAFJTDXEzdpZfBCWDfILP/uPQfo8n/vKv+in3vq6nfKNjwuPLwd/D/eL4exOL+0xv/zc/x/jms+3kR7Fwm8PCR8BPyDuksEPFSD4J8D43f/+L777Gv/c/7D9bI8CgyAHoh8Z/AABGgAQv3oIm/Dt30GECRUuZNjQ4UOIESVOpFjR4kWMGTVu5NjR40eQIUWOJFnS5EmUKVWuZNnS5UuYMWXOpFnT5k2cOXWKhFdPXz56CPPpM/EPHjyG7uwJIBFhHkdIj/yNOIFO106sWbVu5drV61ewYcWOJVvW7Fm0adWuZesSHYafBYTqq/fPnjuG8HAJUGCACj9+GiE4ODeCgDuDbRUvZtzY8WPIkSVPplzZ8mXMmUm68wkU4QW6RnElnfCARIgPgQNPBNxaQoRzAuChc/+HTvNt3Ll17+bd2/dv4MGFDx/L+WfQg0OL4rK90J07BgkUyHm6miJgERpIkHhgGx5e4uHFjydf3vx59OnVrw/vDm4+ucnBYDCKdOHsfx4mLWtwRwIVCeYRcEACB/zPgg+uQaSwE0ZDpzn2IpRwQgortPBCDDPUUDN0OkPuHxOEqMsd+xZ68IQRflnwHBbPIcFFGF+U0UUSVEznnAQYeI7ExDb08UcggxRySCKLNLI89+ISaj67wHPIiDgWTGcZEhQ4Z5lz0lHgRiy11JIaatIhwYMGITzyTDTTVHNNNtt0802KejruMyFa+IdEiHB57gQEEMCmT0ADBfTPPgmwB53/Q3uEc1FGG3X0UUgjlXQteN6L7x/l6oMInW9m++MbTp/7BjE9R0UMnYLgsQeeTvGc9FVYY5V1VlprjdU4zw4CbcQSH3KnIF3QYVWXo2Y7alVWj+pUWNrMtPVZaKOVdlpqq8WtwzmTC41Va7v19ltwwxV3XLYqVTI5IfD5B5deyXX3XXjjlXdeepPq7NKh6vquXn779fdfgANeM8lcMWWSW4ETVnhhhht2GDc5gdICXTuPevhijDPWeGOOaSL4w3yYdLVjkks2+WSUS8YV39DuSvllmGOWeeZwzQWKAl23dZZmnnv2+WegjVz5E7mGygexdoNWemmmm3YaOFyRoyff/9qetvpqrLPWWq2P/ykBU30A2Hlrsss2+2y0S0oSg31SoIce0PLZh5590rb7brzz1nsCE/TBAOSf9BZ8cMILX9rohC4Q4gLDG3f8ccgxRnyufCK3/HLMMx93cnQZ1/xz0EMXHVLO/4l7dNRTV331H0vPZ3HWY5d9dtqJcx2MymvXfXfee3csH3nUFUqIQHw3/njkk9cKn8CX9Fx56KOXfvqRXCeeeuyz1357hm5XhnvwwxffeOuLH/989NMXHfjc5Xteffjjl19w5tvH9Pr589d//6xLB+19/gVQgAOMWfkIeEAEJlBj9UtIyACoQAhGUILy8h/+JnhBDGbQWt7TYP8HPfhBWLGvgRYEYQlNeEI0+Q8MD0RhC134QgoZEIYzpGENy8NBG+ZQhzvMjQx5+EMgBpExIvyMPlgoRCQmUYlbYeDwjrhEKEZRii7xX/OmeEUsZpEkrrOiFr34RTBOxHpPDGMZzZhFLtrvjGtkoxSbKJ/vtVGOc0TiGOl4RzzmMI155GMfUVhFNfpRkIOMoB0JeUhEHvB2gUxkIx2ZPiKiy3yPpGQlw3c7MlpSk5v03VCEJ0lOhlKUxnuj6Yw4SlSmUnZ7VGUrXQk6Q75SlrN0HCBpeUtc6o2LmcxlL33JNOsx8pfDJObPSvm/YiZTmT1j5TKd+UyTxRKa06TmwyL/aTBhVlOb26yXD7n5TXDGC5PhJGc5xeXJEU7SnOtkJ7Rw2E54xhNWxyShPO15TziNE5/75Kearvk6dfZToANtXReRSVCEJvRC3lRoQx16Hn0+VKITtV0XAUpRjGa0N1XkpUY9+tEhWrSLICVpSRdDz2yaVKUrDcsiWfpSmLbUovWMaU1tehOO3lSnO50J8D5psDjyVKhDRUkpL0pUpCYVJO9UalOdWhFpPlWqU12ILal6VawyFKtbVSo+5GE/B3JVrE3V6ljNetOcnlWtOo3qWt26Uqu+Va4qbeZc7frRtt5VrxKN6179+tBd/lWwDr2m4lI6WMTK06gjTWxj7ZlX/8dGdp19lWxlzVlXy2YWnJDVbGehWVjGela0zgzsaE37zGCeVrXKPOYpV/vaX2IWtrOV5T/BEFTa5taVZdVtbzkZUd8G97f6+KniAipc5D6SqcllbiJ521zo8lGFHY1uddf4T5paV7tyNOptt/tdOpZOGdkFb3m/mFbzpheMpVVve9EoUgwUQL7upS8US+DVv83lAvQoAN38O7e3zU3Abwswgf/r3wMjGMEDHnCCAdxgBR/4wQYuMIQlvGAHE3jCG64whRmMYQgDWMMXnjCFFSxiA6O4wx9O8Ygj3OIGc9jFK4ZxhD8c4hO/GMc0VrGNeZxhH4sYxSwecoeNXOMbe/8YxDmesZALTOIR9zjJOI5xjkss4yRf2MhY/rGKiQzlBGv5x0uespKvHGYXOxnNFlbzk4Ps4xZHWccmdnKd3UxjDOcZylzmM5jxzOU4s3jGVp6znZEs5jaH2c6ATvObmyxnQR+ZyWeu8pifXGRIk1nRS570nl+s6S9jusZbprOWK+1mQ7e5xKgu9Z0pvWkvAznRZ9ZzpRfNZD03OstFLrOsTc1pV3sa17eONYdtLelCb1rMyjY0qav87E6vetiOnhtcTPChuJXgbfXldhJN8FWW6UMf8pCHPsAghHOfW9zqVre43b1udAsB3umW97vp3W58x5ve9pb3veMt7n/rI+D//2Z3wN1d8HcfXN/1Vri7A+7veRO83v2muLkZvm94WzzjGBf4uyvecI1HXOMYz7fDQS7xdlsc4iEvOcsvXu98Fzzl6AY4whMucZfbnOM6/7jKcQ7wkHt85wtXOMcT3m6i27zjG6+4v1P+9IfDvOkvz7jPWx71lVtd6jFnOMoNXvWWQx3kVa/51MvO74aHfepIV/rYXR50rwPd52dv+8/HPnOIQ73lYP84272+d4oDnu9ad7rUBz/3nG994khnOsK/jnCxn5zpIE954kned8zzG/ITn7vRbW73yB/+6F+3POcFvnnJl3zlC6881cte+cOr/exkv3nlZz5y18s886ef/3zC3476yOu+97gnPs9jT/XCi57oiGd+5KNO/LQbnvGfh330g452tKM++9Jf+/Plrnqcy774Bve7ud2djxJQ4GugUTjn1S1vxdMb/hafv9brf3qK33/hpu/60BGff/zDv/nzt3/rv3hjPQA0wKXjOqA7twScPamruMArQL+TQPkzOQfsuAzcQKIzvI6bwPpbPPh7v4LLvwvkwK57vRFMQfnbt/fTuBU8OwBcQCGovwx0PxEkweXbvw+8wJcjQLiDQCD8uPnLwRqkv6WjwAE8wgwMwBt0OOF7QhU0vSe8QYgzPfxDQSTkQA08QgFUwZDzQJ8DQC1MQhgUOQPkwCbEwf/b68IXnMAuRMMGjEE1LMCqO8AuBEEkFMEANEMahEMF7MAtDEG540MtbMJBDMTL08E8xD0udEMmxMN9m7oZxMMA5L8XHEQntMQ45D0+VDw2tMFIFDg9rEM8RMBK1Lo7LDtANEMjNEMdfMQ09EIlTMTLA8RFHEXG+0IutEBf7L4mrEIcZEX6e0FG5MUlLMQzPMRIlECgI8NInD4v9MEWlESJS0ZklEGRg0QVlMVujMZRbMQTjEAITEJj5ME17ENn9EY/rMUFJC56UIUUkK+v6TZ7RKK3cZsU2If+KjVje</text:p>
      <text:p text:style-name="Standard">7EJkLNl+zMzu7Rfy7Meo4eAJDRoM7CFFEhRU8hRS7RWU7P4LIOzO5NIXzNIIOtIKctICxM2XHs0g+wzhMzIacu0aWMzhoQzaWs0MIu0VhuzEgvIfSg2RMu0VVO1T+vIOMuwfyRIFLNJn6w1iITJkIxIE+PIliS0oxw0P2O1phTIpRS0j3ybh0xKUlMyPPM0llRJVpu1LqvIXHNKngw0p/xJlIw1ZDNLoDzIYCOwrFzLkvw0rRRLtpyznOzKsqS1sXy1VNM0jKRLpuzJhIRKjjw1pSzLmVwzrry1k4xLqpRKqcS0LwNJxjzIr3RMvTRMsuRKmITKvLzKggQ1gHzLUxvMXqtLeiiB/pobt/mHAqjHe6zNHZIv+dqHgAAAIfkEBQMAAQAsAAAAAAEAAQCAAAAAAAAAAgJMAQAh+QQFAwD/ACyQAQgA7QX4AIcLUqKXl5dWj9xbl9qLteQdbc3A1vRwo93CwsTm7/mkxuze3txAhdZcXFwLY8k6OjxkZGTNzcwdPmQWQ30rd9G4uLkSSowiXoRubmysrKzX5fYmM0MmLi3m5uQlOlRWVlSmpqSgoKC40vAqMjg4f9S0zuwIW7n6+vz2+voeOVSSuuSCgoR6enwFYsmOjoxCQkQeQmwiIyQKXsQmJiyKiowuKjPy8vQyftRSUlQGXsj6/vxsmNgSUoikkpwEWthKEDAsJCiwssweEHQGWMh0SBjI1EAeOCwIjuAoIkiwuJCmsOwiUqB8iowwevQWPNgMgtwkejh0SJT8+uimvOw2grSGanzO3rx4oNh0MNQ2aNQiXIx8elhoxNTKssQIfvTQvJQKKiyymqhwhIQSavDEjJRysowWVHg+OkDojKwUTngCVsgSVmgSeowcyoAcKHQIeNRQODRQbGBuboSGnNQ4NDyGsrhuZHzo+vBmPFgwUGgIMHRcbODY6NikoIzCzMwOUnjCxrCEinCIhpgSXIBohuDUzNB8hLAKarTevMQGUHhYbIQsGMgoGhwGhNQaIhwURmjQwtCGyNQeUoQ4OFDo9NAEhOAahOBYhmweCiwyMHSCiIjY1ORKSjRwoPQoOBDQxrSwwrxKUBSm0qwyOCgShLRKOFRQTmAaXIRwsuQKTsgsLCB8aqgEfuBOUlCEiHyGiojO9tikfqgKVPCkjGywjOggVNiAeuBCNDzIjCxseiQmIiBKUHwMSKAoKAweVmzIOIBQRFRMUERMSkxCSMhKMBAwjOBKKEAWOqBEPDz49NB0GFRYeqiauKweUCBoprhCOCgSUFDO6Jg2eow2Ihxk6LhGsrim7sAIgshkyjg+PDQSVnjw6KDQvPCCSFh4anxKIHjyvMCemsRKUFACWswSUnQuLjROTkz+/vweXowqKiw+PkROTlQmJhwSUnwCXswChtQqLjQCftQCWsQCgtT+/vQGftQmJiQqKjQ+PjyGhoSGhowCXsQuLiweWowqLiwAAAAI/wD/CRxIsKDBgwgTKixoz167ePMgSpwYsSLFeBItRryoEePGjh89Zrw40iLHkSdNhuyYkiRIkSVdxmwZMmbNlzRh4lyJkqdKkSx9ygwKtGfRnzZ1zhR6c+nRoUaT5pzKVClRqVWpPm16dedWq1G9Yv2qdaxZsWidnlWbtivbt27jhoU7Vy7StnXz3qW71y7Uvnr/CuYamDDgw4PBIjacuCzexYobZ51MlvJav4wzR9bsmK/kymQxtvtnL8bC06hTq17NurXr16RntKs4r7bt27YrQcR9Wzfv3rt/z/MtfHjw38SFJ0d+nPdy581xP5ceHXhx49enWy+uPXd179m/1//uPl48du7myZ9Xnr59+Pfo4bOXz5w+dPvU8W+fH78////1+RcggPcJWCCB+RmYIIL7DejggQ8uGGGDEFYooYUUXqhhhhyCp2CH5ennIYMjTlgihidumCKI65kY4ocrxvgiiTO62CKKNeJ4o4o58rgjizWlERtsRBZp5JFIqqaLPWbEg06SUEYp5ZRUVmnllVhmqeWWXHbp5ZdghinmmGSWaeaZaKap5ppsthmmOg88wMYbozXk5p1bzmAPD07iow4++CDzp5+BEgron8gYGuigiCoq6KGFDroopIlK+iihlQI6KaaOMhqpppc2aqmnmQIa6qemktoppatyOiqrr7r/CqqqsYo6K6y3ypoqrrvquqmtvQL7K6rDllpsq8KeaqyyyBLLbK3O0pprstIGGy2vx0K7bLXZTnutr896uy224Vo7Lrjcltutuc2eSy256cYL77zo0vtuvfjeq++3+7rL77/+BtzuwNoSLK7B7Bas8MELJ8zwww5HvO7E6lYsb74AI0zxxf1qbLG9GTe8MaAv4HPBNX/8E4MueLZ8pS6yzXOByzTXbPPNOOes88489+zzz0AHLfTQRA8d5wP9vJHyDKYVDbSeDz3p9NRUV2311VhnrfXWXHft9ddgIxmnyfHUaU/YeDbU5Mxot+3223DHLffcdNdt9914H4RPnBfE/yNkaXmLCfNspwRu+OGIJ6744ow37vjjPI/d92h6Qm5lQ1FbrvnmnHfu+eeghy56zw/sjY7S/yw5epH2zGDGPFKvLvvstNdu++245y635CirfLbupw3uJPDEF2/88cgnr/zyqu39wOlL/848aQ7JPP312Gev/fbcd4+15GWT1vT0wheekCYRrOD9+uy37/778MevkPN9/y0982pXwjZCK6Qv//8ADKAAB0hAy+3NZKgD3PVa9xDz8c9/BYygBCdIwQpa0GdHmxz1sIe54SWkf/m4oAhHSMISmvCERyrdAzQYgxlgD2ZNit1B8gFBFNrwhjjMoQ7/Bz77cTBm+ztI///Ut8MiGvGISEzi7OgXvtZx0CHxcKAQIxBCJVrxiljMohbfJrkEjo95g4OdQmhIxC2a8YxoTKMaacZEsz0xhgpBHxFfsMY62vGOeMyj2Ex3DSG1EHt64lMQDTJEgTxAj4hMpCIXWccDXiCB91se5uYhRUJSkZGYzKQmN4nDDDbRhQt0nQcRIkdOmvKUqExl/A6IDr/57oWyiccgCzLE0qnylrjMpS4FYg5hmEMc6zDHP3z5D2F6rosps9MCqydDS65gb7uMpjSnyUhhFFMgwrCm59r4yusJr5kFIeMDcEDNcprznFs0Ry8hkIEOIAADxuScCjXItDeK8YNUjCc698n/z36eUBjrYGcCznGCd4pDm5vr4Qa9GUtwEgSEGAgBCPxJ0YpaNIDCaIALIoCCcxC0oBjIpj4hx00FTq8hPLDe+SIQgH+EoKUXjalMZ4o9YUCgAig4gTs7AFJhHHSYI2UcMoe0QCA0UCH9y4BEq0jTpjr1qbYzBzsXAAIMsGABPSVmQuOEjt7FIJLKm6RDB9K/CoQgBBiAqlrXytbN+bKX2cwHVhGwhRcEk3OORF3lGDqbsQqEhhWYKATaStjCGhZv5ljHQdW5grmGdLGbc14r68SyZT5klg+NQAX+AdPDevazoM2aOgWyWGEKo7FZHa3mFFrPUDapkgVB32ZDS9va/9o2aNb0pW5/2VgUvDObpTUg35oI1uSJFamaBQENPnDb5jr3uW5aB1DVCVfU/vat0hUu2f72RUkadZRTrEAGlgvd8pr3vGBSpy/FMUzrPna9CHWcJ+sEyulB7Z4IASwIAtAA9Pr3vwA+EjF/qdti9va6vQwq4xzpSpPib0+yRK5ZA5DWAFv4whhGyGgTHEyfWreuwezlaofrRstSUsISZUGGV8ziAAOUlwnupXXtcFD2KnhxrOwdzN4IXoOgb78TbbGQh3zexC72tAvwbV03PGIELq27ygujX//RvwCwAAQhILKWt1zb3fJ2rjQecHYfJ1lXfvWJgkTuCiAQgCBz+f/NcGZrabP5YbsaM76NA1+J7cukHtMyfS+IaJwHTeimUlfGSUZAmIWpWjLzDXVnNvGUaVjFChf60pjmZy8XW+dj7k2DTizqZZGriUyb+tTlTOx0e9uFf7TixnkuHQuLizwGnvh8kGDCP/CB6l77OpUi/oeNs/kP5m5zuEJqLfliNuVC/vrZ0M4kgY0pDnO0ArLylDVxn5i5lZYx2uAOt7ijRL8EVvakQFTzuNfN7navRs//UDYYRQnbzDLV3fjOt7tV2FUfSnqMNdS3wAcO7aFGetndfuC3Cc7whl+6pLQ+nq0x+4/SyRGaDs+4xrfMxGSf+8GvVffGR07yFc+ziVD/Tt43DxIngZzBkIcsucxnXl6FKvOke1IpzXfOcwBzU97L01PIe070oj+XlZDkdjzYYPSmOx20vEvZwef9EC08/epYX6tk9fpxSfaZ4lkPu9j3yeA6pbzWsaz32NfO9mh6MtkRN57aWAH2ttv97pw8+Z6pfmu8+/3vmhxbV6Ue9+J1EB2Q8lTiCTWoM8hKUoz3U6IWr6k/qeNRljeW5TW1qV7h4wx/cvznE495yVc+8ph3vDpEL3pDbZ5Sm7+84iWl+M9DflCXMv2rXu/60W++9J3fFOv9pHrR0773vL89pA51qsVn6vi/57ztiZ8r1fd+8ZnHfuRBz/nSy95QwIf+/6Ri7/nII4r2k8e9ohivefOTnvKvh3zvvZ9+8CvK+s8/fe5XrynrG3/8kbd+5Ed+3Ld8Anh6mZeAirJ5/nco1sd559d/gDJ81Id74rd/7gcpD2iBzEd+EDh+ucd9FPiAwFeBk8J6oWeCuFKAGziBmBJ7GHh6zod+H8iBHRiA2zeBKWgprfJ/ureALriDo6eDQSiBsGd+k3eACAgqq8J/Hph8Lmh6htJ6Dzh9i4J/+id+rQeDWSiDl0KFjYd860eCMPh7nmJ9NOiEXhh6x7craAh+Qrh8j/KGHFiFdZiBcwiEJ4iHcQiHvheAeah8lYKGDch+Feh4aPiFo2d8red6iP/oekn4hN2neNx3ee43eQ9Ih45IfVhogq+3gaDIeWfwAOrQhtBDGl2nPPc1ZYDXiq6IRs4zJ5RzdhIHYRphG+YxEpWAG9ERHL5xHBmBi7eRHrXhi7sRHBDBCsK4jDeCjMN4HcUYjdoRD8nhjLcYjeBBjbahjM/4Gzaxi75IG7sYEcThjOZBG8zYi7xxjMJhje1YjeQYjdzYHMCIjstRj9RYj884jsWxG/eIG9zYjdjhj+F4jgJZEuC4jrwojBDBj8ehjBLBj+QYkek4HugYHAF5HPAIjd0YjNjIjAvpjSHpjh6ZIPm4jSD5IhpZkgspHgGJjgs5jeiYkbnRkgr5kTD/mY0CGY0UiZMpyY4NmZMwmYsimZI1aYwV+RwkWZE+yY4SyRsveR1BOZEMyZEMSRzlOA/zWJVWuR7seB1RSRvaWBE0+ZH6+JHjSI8HeZNCWRG/uI5pqZRGKY7V4Y7dKJM+iY142ZYEWZR8OZAgWZdzSZUQaZQs2Y5m2Y9tOSLJ6Jd2GZJiyZU56ZGNOQ/1EA86VnjEowtGxRIoMRFPgRGh+ZkmkRQ8IZqiuRFKYZpTYRREoZqomROnWRWl+ZqhWZqpORanyZq4CZqkORNf4Zm2mZurWZt04RlO0RSoCZs1AZo/QRhF8Zuq2Zy5CRK7KZ2fyZuxuZvTeRLeaZy9GZvb/6md0bmcgpGc5embkOGc2emZ1emb6DmeSKGdsBmcYPGb5Qmernmfuvmd7Omd2Gme0Wmb3TmbA5qf2Smf/0mczBkZ4ime8/kSKxGhxNkSMAEaz/kZ15mhoAGctFmhBiqcF9qdUkES/4kTJkqiKNqcKuqhHYqdImqhuOme6mkW5kmhDvqeYrGfQsGjoalXtPiKQjqkRFqkRnqkSJqkSrqkTNqkTvqkUBqlUjqlVFqlVnqlWJqlWrqlXNqlXvqlPMMILhQDX6UnetI6DXGmadoQa8qmZ6qmbIqmbQqnakqnaGqmchqneVqnd9qmcsqncNqneNqnhPqmf+qnc7qmfOqneP86qIdqqI46qJGap4Qap5LqpoL6qIdqqYWKqXuqqYuaqYbaqZQ6qpzaqJn6qYCqqKrqqZcaqp/qqqw6q7RKqqgKqbJaqbo6q4uKqohaqp6Kqb1aqbeqp6waqnZ6qbHKqLvKrMWqrKeaqsPqq5RKrNG6qrgaqNQKq8CqqXpqqtAqqohqp50KraM6qeLqqNdaq75qrruqrsp6rt0Kr8earsIqrtYqr+3qrMx6r5uaqsvaqvz6r+RarIkarN1qrcCarLKKqwi7qdjKqe8qrexKq+46sLwarKvqr8jqrxl7sAALsOAKstvqsSIbrSbbr9qqsRkbqK3qspNqqtUKqt6asB3/e7LuyrARi64DW6b24AhMUxoNsSRfVbRp+lUw81VC20JGW7QzADMNobRSK7RJG7WlEahLsrRCqydGG7RGaw9Z+7VCa7VaC6df27RaO7Voq7Rbu7Zj+61nC7ZDa7VQqwtIG7dTa7VoW7dee7Vp+7diG6di27WBa6x6S7Z4q7VvC7h6WrWtw7ZOC7ZBi7hxSrRDG7SWa7SOa7eX67aQ+7dyurZP+7mkS7V9W6Zue7iMK7lqe7Ra67iHy7RjW7jB6rh9O7mty7bGqrumW7mHC7u/O7ZVy7tO67Zc67VcG7uM+7S4y7ie+7ec67pKi7t9K7hyW7rFa7hsyrc+m717C7mn/zu7Q4u6iyu81du836u80Xu3lIu22zu9ZRq9oIumeYu05au0nFu9UXumn2u5ZCu5oEu+Xxu9nJu34fu8tKu79qunxDu/ocumexu+5asnBGy4CMzA1Yu/ELzBwlu7mKu/nXu1g6u971u5mAu/rFu2Azy5G4zC7DvCYNu9DpzCw/u2hGvCSCvBKozDKTzC5Lu9fVvDuQunBczA1pu6bRvAmKu4/3vDN+y/47u/isu2Qky2zcvEbbrCQOy+Ity7mhuoU3vA4wvCRWy/Tfu0HGzEieu9j3u5Jjy0Yqq0YDrHdHxbK9NCjmAaM5AO/sAPfuwPNdDHfuzHNTDI98APfZwOiP8cyPxwyOlQDoNcDozsx4qcyIhMyfygyJFcyIL8yIqsyZlcDooMyYp8yH3cx6KcyYTcx/AwyJ/MD5CMyfzAyJ+cyo6cyrFcyYG8y34MD4WMya0MyIAsy788y8I8yZ18yYO8yJZMyqoMy6scyOUgzMvsytN8ycdMzdnMyH1cyK8My6f8y6Xsx7EsycM8zN/cyKEczc1MzNmszrBczM/MzauszL28zI/8zOqsyclcyYMsyLT8x4zcyq8M0P5wzY/cza58yZpczrt8yrPMD638x6p8yJg8zsMs0Yxsyg8dy9ZsyRM90JFsza/8yrHsyM+cyhFdzZw8yb8sygh9zb88037/bNERDcoLXdMRncixzMn//NDAzNCqvM0ZTc2+vNDmrNHhzMorrdOeLNHM/NBArc2TzNIZTdCprMjBvNKgDMlTLdXk7M0jzcwnrcrj/NTLLNXhzM7kLNCErNOCXNTTTMsI/c/QnM4GPc9LvchvXdQLbdC8vNC/TNDW/NZQjcqrfM3GXM9JTczVTMlZzddm/dd27dWATdRqLdnmLM4X7dbG/NIbPdSX7NMC/c6YjNKLrdCCzNJhTdRzDdG5DM8qDdmazM3ybNg4/do0jc+Tzdmx/cxd/dOPPdFmLcmI/NoUbdx7vdg/rc3MDc22vdqNLci+bMkZfcgtLd3UPdQundEJ/x3J1B3Q173TVa3byXzIhD3OXB3Vb63JrxzMYL3epqzUgU3Nrf3LFp3VqUzc1FzV5JzOjPzLlmzR0rzdJe3Vhh3dy+zRr8zZCr3QxD3IEZ7d8W3dLy3U6TzKbd3ffU3X1q3KhE3gq73M/pAO6bBX/2DijZwO8MDHNWDi98DHLC7jLV7dMi7MMh7jJV7i9+APPa7j9/DiPg7I6RDjNw7kmWzjPV7KfLzkRD7kLr7jJg7jQx7IVK7jUb7kjVziST7lNW7lOC7lTW7iYT7jLc7jUu4POx7jP07kLe7kTb7mW07lMp7JJS7kWL7kLz7jYS7kn6zmL+7kPW7lRX7kXF7oZP9+42AeyFiO44pe4lMO5WnO4oQu5TVO437+5j4e6TF+5p7s5Fbe6ZS+6YUO5y0e5WRu5Zou42Ce6G2O51MO5ysu5j/uyZBe5WuO5q3e4nbu6pZe6awu4zku5aJ86SZ+5oN+60ce54p+485+5q0O5Z6+5Mhe6MYu5jY+7Fje6zNu4oyO64/e7Jbu7K2eyZFO4zIuypD+53VO7sqeyUDu7JDu6dkO51Du7Ore7spO6sye657M64Ze5FJu544s6ZUO5P6+6ute4gA/6og+48Ve6sQe8JIu72we536e5ggv7MIM50uu434u7AI/5sru5Xxu7ceO6jY+5B9/5wJv5Gse7mX/7ugxr/EM/+k3L+YDX+tBHvOn3ucpj+P0HvKiPvKbvuOLfuR7zucHf/LjLuUwz+ynru/CfunVbeomX+38Tufzfu5fLuZdfvQ5TvBxLupCT/SJ7uOqnvYwruLMTvCTvuKx/uRa3uhM3/YCD+bJLu9Znui9Du1dn+/+zuWTfumi7PaH/vTenubRvvSTLvYrb/Jljug3//POvvcGz+kMH+2X3+tGXvZl3uKtfveb/vk/r+V8X8ox7+Vrr/Aj7+k5j/kvv/bgDukXX+SIbOLSk/Y1UMe+//tr5Q+nvvuhzMfAf/zIH1O5nw7Sowr2zsclntUAv/O9Puebf+hmzeX2PvH7/4z02Rzlu974RC3vas35ic/uZw/uNr7yi97x6nzIt3zWvY7Z3x/m1I7qvy7M0c/uBF/9dQ8Q/NKVS+dv4EGCBA0uXFjDILyCB/3d43dv4kKLFgs6NCgwIUKJEf05dFhQ40WSCw8KNEgQ4siHEQkKFAiR5UqKIV9GpJmuYk2fFC2mLAmzo1CMP2Gm3Niwo8ScR1VWnEi1aTqbGm/CvPqS6VKuP0/yDKry6UyfaSGuJcoVLNavX7HOnam1KdOeMetWHasS7VShNE8OdZuScNG4bgkffuuU6cvAIldKVlgQbFvED9tKdivS7s6qaXveRPuxsj9+ME9iNsua7lzHgH+Wzf9p1e/cm2sPsk2KM6/krWld7mZt0Wba2Ktjzn7q9K7izh4vlhX9vChZrjvrUuV4tfV3nlE3NwZpGjnwiPAMX7S71aHG0+PFtuRccq9a3FFNYoyd3r9RskALSizmBvTOQIbWwyujxvxpbMH++MMuvJtsOzBCuKZz77L+LLTtKwZzKscsmSRSr7PhHgSLMZFADA4lDFXS7UTg/PkLvvRKOu64Fw2cjUb6MPzIqtHIYsnB5gjiQJd/mkzHp38qanJKKqu08koss9RySy679PJLMMMUc0wyyzTzTDTTVHNNNtt0800445RzTjrrtPNOPPPUc08++/TzT0ADFXRQQgs1dEz/B9MBYoYpn/TnH4MOlXRSSiu19FJMM9V0U0479fRTUEMVdVRSSzUVU9TgWXJKVSiK8p5TY5V1VlprtfVWXHPVdVdee/X1V2ApNehJRp0sCNJ0glV2WWabdfZZaKOVdlpqq7V2WYrgASKGRqGUUst0OFBlRA784aBcdM0191x1zx2hHIv4uXZeeuu1915889V3X377hTZRDuxh1SJIa9iyIHgiFXNYB/11+GGII5Z4YoortvjiXW18kklj5VU4S8IeFTM1iJLF+GSUU1Z5ZZZbdvllaxNNp9h/Iqq5nC03mMCEFvYZZx939gF66KCLBloed+QxAYANOIAHZqijlnpq/6qrtvpqrLGEaVUnHfoHoivvSdYDAIL++Wx5xkl7bbXblgdpeYQ2QYJzIYU1a7zz1ntvvvv2++9MHaxhBoGbVOXYj6l0cAMA4E76caIjNztpt+UBQAIg/uHAZMA79/xz0EMXffSrE36ycM1rSNZrKx2CwQQ1fJbdbdrXTlr2pOOWZ4KJniT9d+CDF3544ovXtaR0UAciUiitTKeGCd4+G3fJhz67gAIov92CDWrmwHjwwxd/fPLLN//MVAlvdKSan7bSoOjNnp1t+tsmQQQDGIj7bO6/d/98AAZQgAMkYAGtZhOu/eNwj0pctyYwOwgazWg+K8AUdHAODQwgB7Kz</text:p>
      <text:p text:style-name="Standard">QP8KkiUyA4ZQhCMkYQlN6KyILGpKQAAb66oEPwhOr3bj+JkDCICCc+Qwg4+zABKMAKkTBlGIQyRiEY1IKH4kLIEbqRkIqQSRB8owgkPzmQMOkIAL5lABFKAcDzagipodUYxjJGMZzXjGKY2EWKw61reqVJD4OU6ObaOhPARggBzmMH8/S1r/XIhGQAZSkIMk5O8sAwTUMfFYViJIFGNIvbfJ4355xKAAaOgzd3TQMoXkZCc9+UlQrkxjHKCZo151pSdNQIoyRBoFFZDFEyTgADLwGdx6aIQ/hlKXu+RlL325LJlxTIGuaqCT/OHIVR7NHTbEYQ5RoIICtI2DG/CJE3//eU1sZlOb27TUKIXJAdX9I5dNgh/S1CY0CtygZ2kbhxUTQMktjkN+P+vfIrl5T3zmU5/7VJPgSLlC5lmzSY2knM8oUAJZtiCSd6TkHtM2u0x6MDX8pGhFLXrRfA4Lkesz2DiRFb20uYMCCsihLB0wDhKUIIcX1IAAHifHfXBvkxilaU1telNAjkhVwjRlMf8htgm4Q20jpaQsLTGFf+RRlreTo1Dr+T+cRlWqU6VqANWYvEZ5jX3OO+b+WnDFHJ4glglo5jlQQIBoPpKeKVieQKv6VrjGVa5+Q5IKDYc4zlFJdQ8MmjxkAFZKwpMCdVSrTP0B1bkmVrGLZazKtvbN/3C66n3piN4l9+HOwOqRAT8z5yPr6dbGhla0oyWttVJIs7YiC5XHDBruMHuOLO5QaD8rrERBW1rc5la3u6WVjcwF2WRJ9oWUneM+vvrOkh5gnS9lLtJ6KM7b8la606VudQ/loHvY9R+pnciV9jpFv4L1rAWQXlPl6MUo5dW662Vve907pxMl8HA4E8hqVTm7S7rjuFtkp3lfOg7uNfG9AyZwgQ3sJZklMqBXaiQEjwa0FtyAAph8W3OZ28GfRvfAG+Zwh3V7kCVq1WBcjSNzz/lStdbSlkiAFM48/GIYxzi0/hTmAlXrvHS8zr+1fFwy+SjUcUxgBEiScZGNfOSopv9GUaVE3IirVAN+pKBxFvavfzkLgEfIC2xI5nKXvczNl4SYgeo1Jj8kYIKH+jjFnBWakB9Vg7t9Wc5zpjMnU6M6mtl4q1mSsjlp+GcaAhnQg3bH5XxYZ0QnWtFlfIn6jDXmg/ljAx5IgQc8sAEJYFrTmeb0pjfwacEtWtSjJrUI75xAcCZrIFs6lyoS5aDU8IMfDpF1rGWdqmEJt9S75nWvifcS7S5P1RpG2ObuAWdkbyQdxz72slVXA3jEmsy+pna1rb231NxjifUl2LW9/W1wny/ap5sSOB9V33CnW93rJl2C2Thsdsdb3vPOmze7JS+C0Fvf++Y3yzoygxmM+En/T/Npvw1+cITjay5Y7dg/8p1wiEdc4tNKjUF4uuCJZ1zjG8+Y6kjJiK4x0MkcJ3nJTQ4qwRGOEY5QYEGSKK+Tx1zmM5fUkwLGsRjMQCQ053nPfa6ncAHhn4yyBxN/fnSkJ11NA1+SLmagC3sQTupKp3rVrZ6lnGd9SjGwB+qu/nWwU73rXu86t8J+drT3nOtmb9LY0/52uJeccGTnetztfneIc51m/+j63vH+d8Cz2x5133rXA394xIPb6Wzn+wwYn3jIR37UXCe74SV/eczXuexUGrzfM/950Mc46sLku+VDf3rUb5jyVFp86l3/evfaw+mcNz3sbX/73K6d8znH/33vfR/avrPe0b8nfvGrOni6e934y2f+RYM/JcKRvvnTp/49kc963ldf+9u/5tMZ73buh1/8n3x+2wk/fvSnH426h37t1f9++A+x/P9gf/ztf/8R1r/0ysd///1fPtnbu877PwIswPBxvMrjPwNcQAb8nPnTugaMQAn8m9abEvCbQAzMwKu5PgscPA38QBCEmrnjvKcLQRM8QZTRP/1DQRZsQX+5wMZTQBecQRq8Fv3jwBrMQR2cFqerPM/bQSAMQl/BQb47PyE8QiTElfmLviRsQieUlRs0wiecQirklBG0wOGrQi3cQkpRQQ/kQjAMw0EJQNqTQTE8QzScEwSkvf8fTEM3fMM1ecAvhEM6rMMzIcLRs0M93EMw2TwLlEI+DERBbJI17EAzHEREhEMYjLrHS0RHVETHo5LVe0RKhEOuI735q0RNDEPH27sV3ERQrMJFdL9QLEUnxMPZM0VVdELC+b5IXEVYPEIyLLxDjEVbRMEbnMNb3EUXnL9M5EVgDMFCNL9aDEZjZMBRLMZjXMb/079hZEZoRMZUbDtdjEZr/L9nnMVr3Mb+88O2e0VuDMf4izqvm0RxPMf0w8NqREd21L6nI7ssbEd5nD4IbJJPnEd8JD4YvMJ87Efiy8VG9EeBfD1fJMWBPMjTI8J7REiGxLw8bD9lbEiJ/LsojMj/ibxIuCPHMsRIjkw8hQTHjgzJu6tAarRIkTzJpDPHf9AFQERJl7w6b4zBl5xJsMu55KNJnKw62fu+qMtJn0Q6vZPEdfxJojy5VtzIokzKmFPJoFRKpyS5mHzGp5zKiGvKkqRKrIw4kvwHqcxKr9Q3lYTBrxxLeYtJqyRLtFy3bGzJtGxLaytIk3RLuUy0sATJubxLXmNEzoM6vOxLXlPJrvRLwayzpxPAoRxMxPSyKGzDxGxMI9tHg3RMyYyxs1TJybxMGMPD7MNMzvSwo4TIzgxNDpO9mxRN0ySwThTKuDxN1hStsDzM1ozN3IpJsZRN28StfWTL29xNxtLLDgxI/94MzsQCTN0UTuOsKpYsx8g8TuaUKo1sP+BsTum0KXVkxNWcTuzEJsobPuQbuwCkvO5cu9GLPgSkvB5MTnKkvKzrPPEET70DT+9cvPDszr7Tu75Dz7lrReRTz7LrTv20z/Hkz/0cu7mDT6jTz66DOvEszL5jz/5sz+6UT/qkT/H0zrFT0PrMUPos0PJEPgSszw5Vzw9lybkb0B4M0BItzAqlUAK1UAIVT/Rcz/F80QDtzwD8zvyETxp9Twv9UPKU0QXlTwG1Ue+bUNK8T+STTwj9zgYd0P/80BndyRKV0PJUURf9zwT9UPOEUiO1yQwV0MWD0gLtPCW90SDdUB3tvP8m5c8TPc9L7NAHhVM1tdAyJUcmfVDSdE87dbwe5NEbLdItHVAhtc4m9dCxM088NdAxrdA3vdI+ZVEiRc/71NH39FEIZdQWvdN3FNMWlc/kbFQZ7dMSJdJAfVTv3E75HFHyzNL1HFRG5VJCXVEfJVCoo1P6LNO1k9P0zFNWjVA41U9gPdMBPVUEnLsThdEUjYHk1FJfvVEJ9c4n1VNC5VTwJNFT7dU0XVEkvdBghdZWNdFWrFIAPdQeBVdvtc4RXdIbZdJG7U8JbU8u5U8uFVf/hFcBzdVK7U85pdSyG9X1PE8olVBrJcdnLVh/9dBc3VVBvVOExdb51NBMJVQH1df/ai1RacXSSk3YMk3Wa+1EELVT+zzRKE1UBBRZEbVRkE1ZYYrT7GxZjArTKenBd4RWJu1E+ITTIe3VcOXR7dTRmZXXQR3ZlDVWLP3SWC3ZLCXWha3YIX1XJ71WfLVOPz3X+2RWMR1UK0VZjo3adm3YL43Xks3Pjm1QP31WmzxRBl1aVp3XfKVVKK3QYk3amlXUiiVXiW3VKoXYbp1Qs1VbMC1aqa1au7XQkH1bgo1PnKVXO9XUdq3QT03UC/XTri1WgS1WEYXPnBNZlNXXp/1WxyXaQ83PGJ1bckXQOk1V9wzR+lzWII3byCVcy/Xam73UTJ1ZyEXVsF1RWZXUN+XZ/4WF1Qmd1VrNVGQlV37dSZTV1l69Uz2dV+NV3QWlUmLlUQbVO4AlXLvl0DMFWz0dUmklU8P916L93q3l28+N2trVW4fdW4rd3OCdXTF9XIDNWW4lXeXdz9hN0AwlWuXN3XoNXff1WjxF08C9xFf1VQhV0NiFWx51WnTtXXcdVdUt1OPd0GGNWBvtW6gVYBCV3A4t0v090hptX7uV1HS1zsdlV+Zt1tFLUgRd1RWuX6P9VnI1WZol1QR1BEYJUR424A0WXCGFUxs209KN3pK9WRWmYdaVW7pdV/b8YCRuU5tNWiCNWI2VuloF1ds1WiIeVpF1YOi9YRw9UxJNU4lVW/9mvVhMTeJbFdtnHeDm1V3shVxmJV0HZdoA/mEvvtdYvWHNtV7g1dYlVdwJ9lLqXVAj3eAqllr+leDrtUlYVd06hVVEpVzaVWH/zOAUxdZ9/V9CHV1NbmICvmHwVFV+zbocdeLvLdPhFVva9dJRHeAuJdtMhuS/ZWLj3VVM9dz3bWMnDVNuBVDFBeNxpd1YptXAXdhjxeTH5eEVzlYbDVVD1VBDBlbe3dY3JuI+XeJ1zVtddlFedlUfdWBDjWMEPlIZleVFHdN+5Vp23lHKfWclnto7htjk1deNnc+zvVpPXdVNRlyf9dIIrmH/7VUqvddhXlQPPV2PhVs2ts8q/tH/kQVaSNXRVN3jCVbT0VXRVD5Qm9zOHaXRTK7nj7ZUQR3TboVbzbVfjZ7gd50BHU5Ol51pjLpQRqjeMIbQMG7fVxbpYP5YgcZcTnXQ/M3j4cVhkpbotAVnplboMQ5gpw3jInXdnY5mDQ3ThF3X7mVEix1WK4XgjJVlsK7nhv3ebobosubbBVbnz2Xrhe3jDz7S2J3qrbZaF3Zi/0RbH0benjVRB8VqZVZVc+3aOFXeR7VhEAZndnZVowXWLqZi/JXVyE5a50VnKMbTrMXZcy5nWhblqx7fvJ7i123f8/RpwWXXvJ1fviZo8zRkVdZZM8bnujZme4VdfbZgUu7giRXkocW9bFxeXITFVaq94K0W6JPG4yA+2QJOz/C12yGNvtDt60AdWpBm2HYObku+4DZG1NRF5TXWbUauX3Nm434daMCe3VxG3vI2ZhOV7hk937c212kuV4YF25Bm7f3F3BK+bOoNae7FXm1VaN917tL94Tot3mvN0Cz2anWtYi8lZ+INWy7mZK7VbasFVcVF3Ouu8PDuWF24afq7TpoecVDS14AAACH5BAUEAAEALAAAAAABAAEAgAAAAAAAAAICTAEAIfkEBQMAAQAsAAAAAAEAAQCAAAAAAAAAAgJMAQAh+QQFAwABACwAAAAAAQABAIAAAAAAAAACAkwBACH5BAUEAP8ALHYCcwAqAE0Ah05OVHd5hK6utI6OlNra3CkqNPDy9MLCxM/P1B0fLZqepN7e5EZGTEpKVK6ytGJmbEJCTFhcaNLW1JiapL6+xG5vfDY6SKKirMrKzMbGzBITHOLi5I6SnBoaLIaGj5aWnH5/h7a2vG5udGZmbKqqsPb29BYWLNbW1DAzPOrq7FJSYGpqdCImL7q6xCIiLIKGjObm6e7u7KamrD4+RDo+TC4uPJKSnGpudLKyvNbW3IqOlCouNDJSYGxmaIqMgFQ8VLa4sLSilI6IoHiChCIeDO788NrozPT40IB0hE4sSIqQoJqmxBgQHEJSZLDwwPr86HhuKJCIkMioxNrQ9Hp2ZHx0mGZiWPz0+BQMSDosOEJSGObQmGJ2ZC4wyKLQ1AYMHMiwmE4SXJ64rCwyIIR0tIqGkE4iFJqYxG6KZMiQxIqAZCIcIIhadHhasMTItFZSUBwoNCgeIDA0MISIuKaalCg0NHh4fKKqrBAOHA4UGLSqyMDM0O7o4OLWwB4oILScuLbIxNzo5FZcUB4aIBQMCNTWvOTk3CAidDAoJExSgFhSZE48NHhwhISQmCooKNr44BgWFPr06NjQ2OqgrO7k9G5wXLSgcISIoDAoOMpAgNDa4BQGJCweSGxijHqCnCYuTG56jCIMHKiq6FZIXIJ+kDo8OA4UJGJ2jG56ZNrGzEJYRLDQlISAgPTozKaYuP76+L7YxODo+L7Q8Cw0DGh2tFJSPIqAoB4iIGxQdMrgQMK0xBRSSErKgPr++CgoHObwoKColAwuLGpccCYqKPTQ2HgkgMi4sM64zB4yLBoiII6AiDo8JPro7HqOkDQMLLK4mE40fKamxIaAkDYeHIx0jMiw8GiKoBoWIG5wlEY8YPb8+MqgLMjM2OTs5CY+OHZiaMK42Hhu5NLo7KiKxC56gCouLP7+/BYWJCIiHBISJIKClBoeJBYWHPr6/IqKjC4uLDIuLB4eJBoaJPr69IqKlIKCjCYmLB4eHBoaHP7+9BIWJCYuLBoeHCYmJCIiJAAAAAj/AP8JHEjwn6Ny5TCVK8iwocOH/3YkROhoB8SLGAXuOFiu4ruMIB16LPCuYsiTBEtulFgSJUqWOxDtKOASpcyKHS3WDLlSZsydId9JXLkQaMaYG2s4+mgUI06E5UgmLdq0oEREBW4iPaiwnM+qBcrtGKqSYs6VOoHeVIlT4Q6hMr1everybNy4FXFWRLvXEcoacvm+daR0sOGyKA+uVFm2XFm8g2v8PahU7F2ibisW7pgY8MF3YcMm5eiRY1yUHR2HJSwXatewhVf+zYlXLGHSSks6Zo067lTIcSlKXM2U52jhHm0rBSwzLk2HHSUTDB5YaF7POcVGbdmQ9UG/AqP3/40u97Ph22IbvnX8FvBH947f1RD6Tiz9t+0dl5vfMHt9xYgIl1pOZeU14FKcMcTcYnotOBVOMtW3XGskNdQPC8PYY08/9mTY4YUZ9jMMhyPag+GGIvrRoYYcOhRHP370A2McMco4Iwsz2lNjP/7A6IIjNMoYo0Mc9hPHhkjS+KONKB5p448vogjlQ3EMo6KMNDapIo3xsKOPBvH48SKMQv7YI0T2vOiHC0VWiWI/a6DAwQY21BCPjBuyOaaMF+FYpY049nghPjds8E83FdwpJpMynnlRmzjaGOQg9ZTwjzkerOPkhmJG2g9GnQqZZZHyvNCOQDa4cOWajtjo6KM5cv+oZD/y0DOQBwmMqaunIC1pY5G02ioQPevAiOSVPH4KUpmS9rOOsP/QI0+aOjqZJUpQ+sihPB4MRCyMQI54ZRwoCZnmiM5CK20/bPo4Zk1GorjmIN0OK48/7GhwzRpFAjXuhs96qw8KHoQAiiP+3MNOOuysAS+ytXqbjh0GmAODCOwU4AECHuwQz05GsvCsOSTTo48OJJdQTzorBGLOBivIc8+XYJZbK8nm0NMBByS3U48p0lxhTjseZEwPAQOgcA9KN5OMK89Dg5COBzibXOjLN6zDND1VByNEz6zoQ7XT+tTTztAeyMP02OaU0YENJGtDiilclyx21WqfNHLJO5P/fAUI+tSdswlsE4tSB4LTE8w4vZijzcpsexA43ijRi3MUCUCdcwJK4KyD11VrrbfgmsiQA86lS4JzKhOk0njOooeUANs4125746/nnHdD/ohZ0CCC2y788IY3NIg8nAQTyi0DzT7888JL29A9NJDQywIeoICPP/84D/33uje0Dggl4MyNIsHE0TT4zxdf0PgV45wCKS5oEDz7tkvPUDwzhGB7CRewwADw177YvU8FGRAeBjBAQOLtriDowMcICNBA/OmvIbeQRwBSUEHwua8h8WDBAMrXwfY9cHoouMMrSii8drzghNNrAAVYaDsDBOBjF/GHPB5AQRqSbAEjGERGhdaQABDEwIfmoAAAcIiRe+xgAkicwDC4B5J4MKAFNCTACGB4kXVMkIUTKAATQULEAMCggziggRBdcot1VGABDTxAA/gBlHjIA4Hsa4cMLIAPcgHFH/jYAT268bx2HCACCVhjVW7Bjk+I4AIHyEEOEOCAAFhAHturSkEAmS8NeFJfd3JIQAAAIfkEBQMA/wAskAFUAO0FigCHnIhxe2lUd3h85+fn1ur8i4uSf5aqUFFVK1psV6b8YEElRWF2RSUlWi4oQkNGKjRdvLOtJ1BkuMfMi6e72NnZEhQiY0ktQj86lnNi3uHmblouEFKfoKKnL478VG6Je6m8vamBmJSaY2dxI4j8TDEkSTEvHDlcJSdJqb3Jb7L8OZX8LjI0ir/8a4moYXOVY2Fdim5ZNVFmY1VNZ1QqNC8upc78Tk5MEFywlrPGHjBAtZh3zMrBHSAnxMrKanujtaKDPFtuCWLOqYZvZHB7dYigxsC+cF47rJ6QzMWzZnqkQ1ZscWJKKTZNvs7MipKEzsrMNTdBKiUn6PL7utv8xrKWzb2nGRkjQiVUUWFxuL3Cys7MJSsrm7PEJSUsjX9tcFhFDHn6ysrMhm50GUBsKUBbQpb8KytCgoOLG0d/qa+3qpJ0Oj5MrpiHbpKswLOZEk6MB2rcuqF6rKysVFpYksL8oHhmTiYkZYGhxbysdqS8u6h0pnpsTmKE+fv8dn5knrrMUWp5fn6I0dHUvLqwJiIk9vb0ucTESjpMBXr8hIikIiIkfnJUNiIsCm7kAnL8HiYkLiovysq0BnT70s7M/vr8CojghqbsdBzIMLrgxqrgGhTIBkqsmLDYIhpICgYcuNzAcj4ghEpchFIgEDKsKkCsFBB0mnKEamSkHCh0IHLg8ubE6IJc8vjMPoJgYlAMRB4MQoagGhwMdEqYShR0MKygGkDkgKycRizIKBocChJIyDSAaMgwmoxMSkwUclAM3MbAFlC81KqUBHToKCgMsIIg8srcytyELGZMaEBceqbQdBx0CC50oKLQUMjY+vzoerbAEKzAdH4gUEJUuvLQgJbMNjAQCjAsIMhAKAosoOy08tyQLCwgmnJMSgocHkocFkKsbprspHSkIOTAULKIdGTcyM40EnRAroxQPnQg7qq0OGqgaOqwoM60xIJ8yILcKio0Ki4sKi40Li40IiYkIiYcztLMzs7M/v70JiYcLi4s/v78JiYkAnb0KiosAnb8AAAACP8Acc37N2+fon1d5hFS2GXfvIYFCe1zuE+iQ0JdJC5s6LChxIgIJ0qEaBFhRIgiCyp8eLGiy4MhP4qc+NAizJkGJ3osSHPkxJ8UKzLUGXQizINDQx48+JFjz5wcuzBVWDFhyKBUTWrkaZWjzJU5jf50SjTo1ow8ZQq9iHKnUqEafx4kO1bi0p9ZW+IsiNQn1a1l6/IcSzQiVY9W/3KVudRpQcR4XQLleRMs0Y8LI2c9ijKuT7F55940SNYj6IssVeIEalKvV5ZIw3IcTNti0tgwZXYN7fI1RZkLg/PNaZemzuKSNxtXLhaj8d6jFTWsTFqz86tW7141XHS29bSHMyP/FB+zOsKbnp+jZNn7aceftjPblvuSItPWQK9HhbnSuf+M48kGVF/wPSeeacj9RRNakv133FWf2eTUf2kNaF5CFmGY10bJ2SRZWClpFNVMxanklX2FpYRaTsNJ11FmKs1XoF3TRRZcVxw6N5xjAVI0IWolOYacV1YZmBd7iKkWHFAotUdcTkepyJKHO0Wlm1inSQWiVRwW+Fhtax0HVpFTEhbbiFdhWZx/ihXn1l2AVdUSgLStZZlqq8VVFkZ8maZiSV+FpVtJadUoF2R9+WkhXoB56CWJj/X2JZRM9gVSpG8VSVd/M4223JP3WQQjRcOt2SCjk/r0zz6rsvrPPxK9/yrrrLTWauutuOaq66689urrr8AGK+ywxBZr7LHIJqvsssw26+yz0EYr7bTUVmvttdhmq+223Hbr7bfghivuuOSWmyyrsZqr7rrstuvuu/DGK++89NZr77345qvvvvz26++9ax20akmusQhiUhyuBKBYGIpZlVotXZmiwnX5uJx87jHEFWsewvklea0tLGpLf2E4Ykm5DSZngT4uGR+EQIZE2UzsubmoaKTGZBqXPT722UkieXfVXdoBt1p2ihoXH54czYUZSndpOZlLsD3q05JyZqhayUvmRnJ9Ky9KF9U0u0SexHflJTV/WKtMZ1NmV7yWWm7V6PWkhm2FcdMvGf8qNYuz0S3UiZj6ZzDVXdbs1kN9RkY2SXv2xpiKMpPHn6EWi+VppHOdlBWHiRrH4JLDgeZyzycGmFh9fLd3KaCSmg10UVTxlBrpAP4Npl5UYslkiV9rxdDl5G1ceU1K+rnY0PQVrOdztg/+3Hn4lUkjVHCP2qResnm2IXu3Z4cld0ET1xbvtrMpI2YRJ6blYUYpLzKXlM3WWcMoXkp580XKHFR</text:p>
      <text:p text:style-name="Standard">nFPMZWLJSsjnBBHImK91pdHY4FzXnMiAxHHgkcybWUOc69CGJidRToKgJBy6Z+g1rADe38GTFfgxzEoPERLC56KQxrKlR6T7onUnRyWHzqeDKhMOm33AORPIZTNH/VGYZ393na/Ohyn1ME70aNURWsInKmMrnQLbMJHA18yHlkKejHsEpbNqpXVz45p23tQSG8EvTTexGtjOBRGgve4wLwZOYjZgIYlWToVMQmBmIvOY1XfKUiMJSu7HEiIlzEs/MRseespRpg0dkmMJ84kDnhI57H2Iin/zSQj9q0Ufpi6D/ItMkJ74nlH08oynVMpLFRAprhFtYGmUGoKlccS1dwU1ZVog45u1ET54kG/waOZ5FIs5KCpTP4hZUPkzhRJEBItiTrKhIzOANQsgM0gEfF6qkvKgmNJMRfh5FHGdi6ke0VE0tcxax/4EoNgTEIn5SGRYXLYlvgktOBnEn/yfGWfMt0hnVyoZCqOalZJ2cCpw+wcmgIu5RJ2NK6BjF07WD6UmHZXsZWkaSym1ihShVvM+GzhchIrbzMMujneuuw8pTffJF9JnghD6nsiMmSXoboWTQCugy4z3PT8skG+Xo4peFNZR3QsIL5vhEKre0JkPFmWPuUMPLIE20P5p6nPTMckKs4mSNvtOQ7LaTvxCRsjIgoxRY31KeJeoJJNv0WcXutKkHlcmXXDUTfa5GQL+QrUviXN06Wyqr50SSfYNpW84outg/roacLvyUgKCiVAGZkEmiS6EY2WNL+2XoSeI7ahDzU8y4IegpEnym5rZ4Ksv9yIXSCWAGzTofjP9p5VAsM09OQUJZ25AEfyxTGcgIpTXQrQg+3DEliYaGoDR+7JimHQ3GrtdW1qQGpkVCznFJdp0YHW9kKUrYy9ADUkFRVmngM6R539PdBhXxZx8q5HUOqKRoqilgpyyPIjdaGKfkBnJviQs81QLO8X1onHLVC8Vg2s1WquhEToOLbKcbpvLttyrxvEz8+pYfIVoRuQrtjJ0i5szy1DcwQcqPWywnwo6+R2lkPRBMJ/ehTXIKPYPR4G3ThKY1nhC/XPrt9GwLWw7j8bORku+IcxQeiO7QYG5qJXGRhBSSlumGqQTsFOEXWfrBhyyBCpNAmfkWE4HFuCYOUCWBhKcczoj/mQklaE+yO9YaSTnHD0xmy+R4MTyz1lGaZevx9piZIktGU+xbGNUC51RF71aNbIQgkwYooiQDhs9zEhQXsWwczrSPhYSpHkS7mD3/YpfCxpujqwbmuqdCaGMRNGOQA+VYnIGTs9HE9YuPGKWnGIa/NzQoeH90JIJVKIaf+aUCm2S7nS3Wf3lk5o3YklJqj/DA1KXsIaVX4MZBxdsiTGFPCgwxDf1WOGRc9vfStEl2I9dgZ3Zc5XrE3ujxJpaL2pg940biXRO6Zt7lpCFhpMzmEZOEo0mNBhUN2v/ax6lTKSUuS3VbIVtMQdC2YuFMI1LmTnq6OX4j99SpT46iyNlF/1PzyMkSyfN1b0p4YicEMZg5ND7IaBEs5EwrJabUFRGXmb7yqCVstH4GUceFzmzW+psn1sG44Ec03ntc9GMt/lLBS+NhpkW6VAXH9ywDt66KFYP0W2LYrpVlm5S6U28RFth3kOoSEgn3bpi5Woyiiw0JB8nWKnXsyzUWGvGK8uHLyPAznatuYBr77qwW1EKFLM+G1w1CIh0XQDrS6dUpCHfthO3bYNPfKRdG9U75CK0bHqGNNyzdcYrqlR0apdxthEC4k6p41EuZyWF8a/fIE+ik0++qT+khBxvar5mTETiTDuOMxvfVwmemRyMLX0JWevI6prolK9ewO96pnNi57/9gb3/FvCWt43S3k2Jt3MefF+9nsPt0OC3Yxu/GGOaw85RjPxt1loI+KIm3ZpAxdcWEMTGyGU2TVHpEH2ukXfDmRAmGYzj3UAr0dkC1XZiHPD5nOOClGz62RRjEW6a2QpinXi+lIPOhJWPUYYcDaw74QeWHYZdWfyUoV8wGX2ClMYRnMmA3anC1YWdDRZhnKAnXQx4FQgC3U4wSaYIWG2D3Sg3DX7xzRoThU7tRPu3EaECoGp0TF/50XaaHFiNSJ9uXU1ODJQ5EglhocWkyFFwxQeZhV6aEf2+UUHoXOduxHmfTbA7ohjDDX4LEe9RDVZkTIgC2QX6FUJrWOiXYeLr/0SLl1Uv5Bmef1lcyOG6ixTwvBoM+eDp1VDjcMRQw5HEwwkshJHf8kUnw1GpDBXp7NH1Qw276pmGhEm5A9yAPwnJQsj0DJWGmtiNYwjMiBnDtJkJ+wzCfZYYWwjelAmBwoUEE40keNYOEICsigynHBjTNCCotczCHhlLV4YfLB4yjEmFl4ULtB1rBKHLztyjvJmMYkWLKiH8Ws4q1RxqilyV4WGU4FX5Gg07UI0BmRF8KBkA8B1YYlGLqWIVMVWas5F3+00VgwneRpIMt5nZkpWjbIypa0j+OMiIVNBqkF1xIBjNlAif4hCLfBiiGInoEtx4rcjs8dyUt1E+UImZb/6NpLAVUiKgZ5SR3fpdp3wRBwyhUdDKA7IUiQ5KFLJKQBeiTEgZioTZBk+I43rRj3sSMjPJh2eWRAydTWhU3cFhZBvOKiXRc1JhezjUZn2EdNaaDPNM8Z4FHHVJA6PNuA/Z1hIhalNNdTJUXDzSVMXRoH8SPtfhZvaU2gxNHCbMncOlg0fh61pRWmTI5Xmh4RRFZkORHRSdNGfYxJlMfpjJOO+M2x7ZQ8yVUSpE08/aW9GSTzJNWwAR+07NVpdd6enh2vcRbnpeKe7GUDbhBxNcaTlM6w3GAMrZXd4KYYSVweqF97gFNI5GKN+Fp3KUiowg/yBdCSucitchdXekQhf+1YEyhR/84PVamYZ5UfPLWi07icOqXTDNTUFn2J8tWHUVmeSO2IgmnKAlmX+3RejboSkkHXJ5pOumFj0PplM7UMDpyjS+0JfCWJQRye/E2QYjHbkhHZ2IoOhWIOaAFayonS/yVjsIFZUQIeBkSRn4FjiKVI0pnFiLGi7L1jM7zI/qhVZ6nIM8VkWN4UKZVYROKPx7oJGlCmy9zUqW1m1UiVDKCfr4FajInJBDpoGHTpKtlNlYSIk1GVQfCNpwSNNQ3M2K2gF6jSTGxNXWjOUzkJykHY1oZIJcykiWzTVrXXmAIQipZlko1bUIZWtIGe4jkT+4GS95WJOSVKWilRAX/KFY61x4p+FyqpolFKHljpZmWKTzpyGMs9F4iJ5OEtHTN4VQE808aGJ36REpK56ADxKVjtCNyNjuiCHmPJjyk+YwVEnUsdIWIiRHliWMFwkZW6mRS5kiIWUkylIfvJGbLhTBHun2WmqZbFX4HZJ3emTGtA4CaKEu/g1tiM61kMUxPhz/mV2G+6Ye4RRWyUqrR05by9UZeQ1Hc0XEhN0hOCI5b8muQ6mS9aE/6M0uZl1j0ZxnxKqjT1DiTA0mZ2RYvEyclZ6squEL+J7GqeTh/Z1jy9jeYc1rIRDOK0qSJIyA3cpoTRF7QiouGBkDpkVi8VVkjA4M35Xv2lmKRFWEt/+uf02SzvzGjSwQpQtOSoIF0OYdX9Fg1agGfdnKMaQg2iWkjyGMeMGdKifdXScmaDPWDRVm0c0Z0IBJj+cUpr6NGrbFZjmSLtoUTZSRdmJKKDcVXX0lWZzoos+MeFZd3wpRsEkMoJ0JnPyaTJXiyU4UkXEt/BgkoNHVDzcZvsFoY4MUcYlWdFSM0W9lMyrezTOthRycYflk1d/VjQeJnAgZ+ybmkrelgviNbG3mAIRN7TOZq7dZHjgIxPSRFzvMpR6uLIolcpQodtcmP3UgdJRSTGQs0FbpzYlV0wnidCzR+s5WmELhQq5VjpchPkpk3gQG5bLkgT7iCWXZH+Plii/+JnQwYviK0RGQIvlgrJ1VUjKwxngwCGcg5hpmndPMVriJigLXnYuJxN057W9XUhhPSJKs4u+CGQqtLYAKXVML3Spi7baDImTsIlcwGRMMpNZbkcuZYTooWHYQEjRXySED7IWPau1N3Q1rJsm2rqjYFSpdrN4gUW9hxh+VJYoP0c+aFjQ2lXNmVUiWrXqX4TJZYn2bHt/5HeATWM09TbZHXWYFmZAIbmCqjelUDU97FZw3bSFzGby1WRqRUUcNoVFgYsCKWacp0ff1jbmTKrZUENDRXuewbcWHXsuUYoEKVwaFZVnWmIFMrr+F2xPWVrKELMk4EucBRlTRqcloDU5z/Fzs8szHHyjxcqGay1JDlUYKrg1sYRKo/B5gaBj45rJMr8lCOGZWltTRDLE1HhG4rE3XKtWiuXIeSaBkrxMCnUkhNlq2Tdbwu6D7goV1AJWP+ektQVR2n42dkK8xJ9iTA6Iccpx7kuV3/+EbkoWxHU5CO/IZYI7ZSJU5+xVgkmyeW8cMpIjRylcwgxFTsGa7T44SaqhBQBDvzORnzoAjzPCIJkREJtIPmHJHZe1eYSaAKDHNp6j33mFpJOb6y0yhsbIzg15KpU5x7olAUk82AiD2ieV7QGTaUPE3tdTInd14MxjFZ1LI2ayjdC61Jc2sO8pr9lIGVxagrw6piB2bc/zMkIedk2vm0rmuJc/NArUNQxGTBvCXOOkPLOhhvcRlw+TxI9CRiaueMbud/MJxCVbbL14MzDwY7LJW4vknMBbNt1RO63ApIrUm2NnyZwQaGmDuIhHkaGWpguxjShNNeplKH9RmLomNsXauO6fh6RPU/sEeODBVmZ9egthQmYOx/pgJsI+Y18aONUc1AuqRTlfx4hQh+A3RaWI0iFQRYUfi9e6jV2mp5x8lDONyXwnl4OpeDbWm5FxlT0hp6ZaMVHZtrUhJMbkvGXDEVbivUrWU8Kqi6Qopd6hR54wxC1LcfWIEgXLw/wmR5iRpZpQVHrtd9tcY93WSbZ3Vep5VIyf+zs9ooho8oablWzPH4V8z9hjHoPxFmxy3lFNZobVfCRfTM0ph1pPuwBQ4xzxE6bQumT9e6s56CqX3aHR4WvdJ22/RURae9lxUYu5LEMcla0/LmUKTVoHXHuHh8T3CmN63a2gckTdTzi0bHI3k7WY5CcXvxFBv14Wbh1btGfgyrx6BnTWiCHFijfFZlgn6jjW7GViPFG625TnfYUqeJzq7WJBRFJlyaHHv7YwFV1kXR2lfT0+s8GWMcURaD1qKKjbA7bmDTPxQny13bRc4GegI9Y7LDS/jThcKJZi/mVAYl0GRIgfwc22m0b1YMUOFFb8Blaw/DefD7Vdqrm1lj4Vv/baELIpylA2CBy9ajzT458zkZF7zdqII3iU2ELnXTdCJ7mL3Qo5sL6E3vxaniKyH9GHwPtb89fs4ySnxbWp0MGzJ9yMdg2SgdEc5VqdO0U+UXJ3HM59pMls2iNChNyadUWdM8envUPN2K22EWB4Nexc53mGHDpplEVSEMB7Yy/j/nSbV7UYJ22kQ+nFnQlKtACjbI9yZ5HcnDx0p+IuIjtLQjZGqEEAWnq2K4emDZ2Lw9m8E4DnCrnmG/ebrqw7TihtG0hFrv4xra5L+qE5WlN5ne9rp/CHRjHqMUQimqXava4R1He3ZUQqa+22VTdE9RnGZMlVQcueI/5UwtD8nA/8x97EhpNLWvStMVaMhjRcTaovZqSA7CCsqsDtqVvSyLPWJHyoleMLN9/bHrjBuaRbaCSUHp/KgYFzOqZYNvggLGgrvkeqfj0SdXygdmo3PZ7qWLilhMErshl+hDFPaXS063L8evmhgoYGuQZAWMQJSn3ErK0nuc1MRjHZhg//p0W+loSTaEmYWCCWh6ajOLeje1Mrhlre7sBO4gMB2tXVbjYqSfWEyW5qV3jqYmNgRl4wNNcVhbiD1NT4YjydeyT6ZdUUZAc3Na08nQ0q2Z1PrKK37meiNkjPGjhhOMf6Xl2xeXtfl5TgJ71PfcXes113pTKr63Are/nZY5Lp4zyf9ag5LeyDqV/KkXkuUbVq5/jVAkrR/zEEuRAxvQCI4Q/47gD/Mv//Rf//F///4ABjeQA1sAEF32DVS0rwuhfYoEzhu4j+E+QvMOzkNIqAvDgwkNahzIsODAiAQdCkwoMKRJhwgxioxokSFCkgYpOqQ58KLNiCQRFtS5EiLEmTUhopyJ8eNDiSmRbvypcaHFhiQLvmRYNWdNk0FvVszqsmNDm2DDgnw5tiDMkUBjDl2K1unPpCERbvy48GdBhRxJlp3J02pVmVAxUuR7lXBKxGC7fGyoEuTFljrDUtwLNGVWkG8bE56r1ubZry0tX21M1GBnsqkf1oT58KTIvJaD3m3/GLdjRsJ2mW4UvbPpao5vPYrlKbLx5YY80RZfOpH0XLvDf/rmq/iqcppTR1akiRGmypCuac7FKzO46K+ZGTsmKTVtVJUx7d5syjZ4XuapqUNNy303UP5amsmt4MSD6aihNMsor7Iyq6kvjYbb6ivcEhRNIo/cG8zBuR5SrqybpCNoLenIG4u/smKzbrqO5grJQY3yK0qxGLNzDz2+euqOpcv8K868rrJ7TzPfeANxM6g6myojoSCzacPcWCwsqcCSypCmrCTbSCLHdgRsvS3VA2vA0VYKyqvF4BrPyuMo7KwowZ7sMD4CQSusRSdd8iqn8NRiLzX6knwozTDTe9G//5um8mq80JhiEkDKcArMwuOqks84t6TTLbEm/3xtUMaeAoykf0rlyLageBojCH9adfVVWB1xVVZ/Gmmk1jG2uKmyFjWKj0JGMdpii7lwmagLZA9FFbUuizNxoS62SEqR4UL9aSI1KSIkig6pMrLJkiLEstdekwQLO8pWY0wp9jp7lKXDTjRPKB7Lq5FQFZ0001fWxL3WsdcYVVLIfrE6d8Qu3yMQNTJLEy/B0KBVFk3LxHLKW8TsijMq4Pway8qKluJyMsws0847IevqzznzUmVq3XFbe3FSOsEaGLxTgUUOPRLdUmg25p6qLUDAhj7N4ggFAo0/BjOTON7Rxn3sq/+XMAPsO/ugPRitF6f1jC7eAEQONkZ9hdCyNIHDdsyQAVUz5KfDXc2nMHHMKESOLiSOXujSPTpfp50e0DXdtCRPsrMS3a7NiiFWeui7Rxz3ZO6o5GzGq5/KcmyRmOzrcZvdS2/kBmMTNKYOJ+X3Wc4jS87gT5Uicd69oMrLsY/QU+2xBqP23eXOH0aZu8gvno5K/G5jFDPdZq664u8Ga9vJIXXfPDTLcZNqLfMSbpdT8AxkU1Ie0+RPXOp1FBtlyGbc9eCy8fbbxcvDlHCza+saHODOeYQ3rJAhpFT/uM2cXrYPJmwCEf6QFa0a2KoHvsoRtIJgEEygCEKE5ENRWVz/U0DjJAxSS07zWNemIiU7tH3lR/M63wHl4hrSIS1mhPMXB9smGK486DnBcpzryGWUAq4Gde1j1AetRaW1MOYoM7tdfWYyH/sc0UStGdsQTxK9+4jlWCZCIXbM87PAHSZSh0KMmXD2uKa9rXZPRAyf8keWG36NTJ5z0QzbI6VryUlNHPPPCUOVuBqCDS3VOYnavpakx+GwbmMsY1OoN7gtxakuB3rd5ZiEkif9UJL1KVkkATQhLI7nkg+C4yc5OKjjMUVAVBtXUGazuUy5Zy0sG5QbV7Y7KhqnPtjBWe72YpocjiVLZEyeK/fYIqqIClxyo03T6KO8RiUxRKRh0Mwe/5kx/+VxJTj7GNYmVLSu7dAnWkqewZootXUh6C6BOtKO1vWmtYloQfhjEniC1JuyiadwzLSdw8KlQ9q9hX/D6ZDWrKIwS+mSa8i5GryGmR7QwXAsjvTg0KAmtrJ1aWYC4qJaGuQTZ9ElUOvD5kcVpKazIM9RfRpTRkwUUunh0T7yemIdfzSz4FQml7pM3/9qN8Cjja2mYwBDrCRoVAoy8FUb8F4texelTI6JWJyCSEotEswTYsk3PlsT4vpnliRm0GxYk6hT4BYe0dknRd+6npCA40cnzglbLNWmJ7dTOrN+9XS1CUzt4IJTLrFxKXVNqW5O5sE72suAu6HiYTrTJ/+VQS5ikhJPc8KIIgLNxnKcuhQ/SdadxgoKfyMBEcZEGaHUPYpwInNR+/qm1xsFdqMeGhMpNXO/f75STS61WaF8SSOUqhCOm9JMI08DJ+4ljTWq5dftUCnc3BVFY3p5TA7tycfeUS5wNbLheVDWHZ00D2hpYcw2N4tXtbJllbsdkieFZr7wwogrF/2VzcqCHnTBRjIxKa+Y+jbIF4kqkaDV4wkPqtUe4g9lH9FOZVDyzjwJh2naS054JeSWtIEOgGDToWQ2lLD3mHedy9uoe8FZGtLQpra1uyPw+ti2pkCHwL0j3nMBO88N64hyBx6ZfLTTV8mdME46BfJ//xqd+sj/ZsPdi1kk44Wi7f44gKbRCl9ZBt5rgegoRIkPDK/iQ0WZZEKEMsiWS+q7AfKvV4DZgCQiCMGjJtUfIxhBBBuxgRPQo2jQU11X1tqFE2ABBz3oARK4MYs7NKEKAXhu0crbR47lTSELwMETdKCAKKSGbHN7zQlcIAEkYIABJFwzShwc4/6xScZ85WZeeQfgLRFKwyCaXsNkpslK7ubHFXUeijBZktT16m4HTh3rKsffFBJYVDsU3Jd1ZMvnSWdw7amcBuHHkdjw0phpKs9sDDhFVTLFqaXMJMAitRocRsc00yEK92yzni8xVoivYTCl+olRoV32MFQm4n1ZG9j+cPhx/0MkEhKL9J90PdZX9BlZetzErjtKeGrlBgxt2VblDZnanRzs9gGNQ6ZwDvw9v54nukk3cAM9M9LHpR/Pqpyew17pYXpalnnvGOxRiuRsiTSodx/bztqMUol+lSsrTxZfjY67bSpVG3A2ZrQC4RR7CqfKemsJsRJp5YmgCZfKLBc+1eCIRdNEt3K7LjYNLUfnSluLV7QDyJFHaa2h0l3VxPgab04thty9KnqFop0bmhCZWX6bWp2NPjvhhozn0ljJwGQlZcIakkarkCu/7ZMzubtuMYHaK8EUTojhB6jSFWhD0KBUpToQ9bOaoAqmMAUVwGoTOdiC4I7bpBKWy9MoeP9CD3aABxgcIgkSWHQZrQs2xVESngOhtKUVAJe2OkcyhNh9qBlQx6DSFuy2yYxoHkcZlRlmtxIN9s/zmMttUg1vPE0QlV4IQJDB/9tYMiZXuNgwv63NwXcK9xjzfUC5s5hkWrNsMT9d25FV05PjarvNgo/gmKhdObfEUCYI6ZJjwRSp8SqVYxG5+L6vwot1EzjUWCEyo655GR8oiq7oWLVGwr52kxQtSSWTY5jwGBg4mhvnEKzbeKtSYp+lWaZ605K7q467+a+IIxOuA7ygwjZV2rd/yo/bc5C1QqsSW5s6MrnqyY0Aura0Qq2sQolM8QoM6a3nwamjKxLpiCyVqpv/iVOR+KMtL5IyKtGmR/mg7lMyuVgpGJq+leEM9dpDH8qxzkm8y3ie3XCpiuMXreEUr6NB/kOduOA8Cnu5gNqjTOGzfQqbCkO3/WojfnmdIdEX5LMYogEoKaOnlWscJ8m5NUwe3+AVt0ixFiq7/jIgu8APSASWQRkeGMm3X/KTOWQjhqqTsXm7AasYrks1JmIyXnGlLhggmAIUhNiACYIVa3wgWRmBGugDSiCABCgqWbmBHMAHRUkyHFMKsVGESUMBLSgCNRABIgiAKxi+RSs7+akP/nimKzkNStuBS0M1L9sbyPA0Q8ADUeu7W4zCtgseeuFEJLFHT/wULIIqb9kf/3TEGu6IjbQpm9gYGXjzJMhTng7knR0RnWlBnaiwqu0CGeEZnSuTvzJzNSLZFehwFhHJIa/hoYdEEmZCvrMRu3ycjWN6sN4CnXnqEy4To/kQoqjbG2AMiyV5EXvhnHrDqK3SNDARnR8JSWkLkorsyQWRRLrTo3mRHAv0xKWBDKOUjYLSqhlpnCWBGMzyKxHxwyEjl5IZp4PJRZ3hCbqLqerBnk1ZygSBqQCDKBSKyZUIv4Mxs7NhEUjRO7KwwlP7ESWKMfIjGMvDJDGDn/TzsBpUHpWJy0j0jGoZLeP5DSdyyiRLuKuZw3DrF29Byn</text:p>
      <text:p text:style-name="Standard">/JpDOJJNFRJM4zMtOpCRX5K/+wAY16845464npeiHcsa9Fib+yBKKjKRJuajm5C7BXhD8UCh/WicmwI5OsirT9giwAJBsquhHNETaLucytAsOKOwkVXJ2Z8zlxczIh/A+JI8w0IbllrBJzeSaggh5kg4g3UD1sXD0IAgMWkII+0Ad9IIAUoJVNYAKv467FPKXdYIIWADUYYAR8iAJFOAF6DADbvMMqKZeFu0MgqLR/bLBVk4jIgghPY4ciOMhrO0wQDLF/8ciWsSZxiVAteSYG7Cwk4iMsK6vWYkS+YjLL674ZSR19KpJzsih0hLkvgkwgEZur4qty+o/K+MjKKhCwSgv8Eww/00MOMhuo2xDz9EP/2VkwdALTxqI8NaO2iHwlZwwwQvI2qeGwxBzAPYWiMCkPjQE5dsum76rDKOwcd0EQI7OIywROLCs3GtGnxGghjYvCLlnSLmSa2pKo/LgiCCmPR2tC0dol7CEfj5Ex0SiPurNB+NgfNtKdIiGUnMxNc5rS9mgo7pmrhkmhjvTTXwmQ2YkX3OLOGjHEhYJKDpHS7foqIouwk1SQBltSyrpBpPxVVAqlJXKQ5NsRPNwKJDIm5ZoY+vDFJsNPVFw6TDJEWXsdGnw11kAKWbLNznKXU9FK3thNccOhPZw4JoO4M/kL8rnJS4Ek0ngrtZvK+xwSqMGw1xGdcS3JmUKMH8wM/6+xp3diso6iQqCDGXHhjgG6JNpaC2qUs2tUKjBIASlQUAWtgRFwlRt4hC0ox8RSo4ZRBA6NgDwIAxCYASfxUOIDUVrbEGtRp3xdiX78R2w1UtTytCywPhw7H92BlzmZG01Uu/PDlIoMoK0Tk4lVSYHBCYmaJty8URaMnFHRuyLcM85S03tFO6hrGZaJUCGZRWvz2s48GkP8m8a5v7HJTpwhzop5KEZCJKp6Vei7wbBR1BFrlJjKVihSU9PgrUqdn8ikJIptoYW5L0ghEGwK0fi7RdPQH4qVo8FjyP7KMZDCJPSoW9roqb+wtvqxK8AxOfooDoUgq1+Lkz/RommNS/9MUZxKDc0y8kBH+RiQlRMye66GLC70LDBYesARhMzT3LV9IZR25Y5CYtIaBMMguZfTsiF4RcepFFr2mk2G4yjG/b/XKSHqXJNpRboutRqA2R7666PwEidU47ovPNxiyxvfzBaToZApWbLSFJFylE+doxT6lbHb9I2UYhdQXKxTYWDOLbx4kVnl1agmLKAKg2A2nLlVpJf2uFiMikkQekDNArfKq01USiihVB/FVA3ObEl2Ual1fY/R4xdvOYvTG9ABdRVESAAC6IME1YcMUAE3a5XZM9gJ7FuGiIIoaI8I+IAn2NkBQQUf6IHig8p58Igv41CcQJYuwAUSioiqoAj/SguDFOWB7RAIaoOKKNgCbokCTwM1UeOWvZgHHniIYeniiHiEeeAWhOAWm800iogCfBAIQCYWKCaJLXiE8XhkqbBdh0urhwVTChVTzgq4/hWu9RUXWkvgt1mwztStcnouL2q4YMNL4hEuzi0cBFmiQD3MwjzEMAQOuTEXTbPC8wStyrrAnDmySlkRG4shz2nYxFDDPnGMROTTqOKVmZKlcuRRQ6pRE8m8PQI6Q/ygI+mNd9NERBWjHgw6Ny3ePEUtTsoj5STLGqlOGHsTcrmOknoWe2kwDqHaMlWUzxQygZnNqptbL1046XpFALNhgtHhyfwM8goTtSzTsLSpSLPD/w/DwvMRMIOZQ5x8Sg6j1w5uZVX2OF0GoOnyJMCZSh3FGOcil2oKXB5yumzhMqFIMTT93gdODFSJ14DZq+fMMiMbYE7CQWzCO1J6p7osJOPFuhZzFHXRz8HzC939xUYZzgW8zs2sZD+UGNJSzS2EGtKMtf7lxKoOMZx5LZSpqbfoNk1t1fcdEFC6FIXjEfAAqkFaQpIYWWs0Kn9QgRpQ2QVNgKQSR7P8uo/qm5egFpztAT2YAZXABzPwgZ/1modZERcx46iIgtU42ucTobnINOoAC3xwCHxgWoO8vq9Ciu9JiJ3IWCkdQ1rMoC6ujHl7S/e0yrShoitsZ/VDG2HUSP8H/FtUJdK/Gx0zxB9lWZzhYOtzQ6tJLWergkQJri8m5DRhPbiEFQuABaaFJjPVSjG4XEu7+0OHGSi8vVEh5CJgXZz9HKg8LKxlfkx4Fpo8lNUV0zvQu9J/VqSDZji7Csaug8VDHRnsJUnkikzCM5/XBObfohszaqVJMdsjZT/jcNhXdKp5qkr16ZjTigssjK/34LpNKS/DapMAOSD5mK1hvtxPfkBkotUVjPCv8SuYgc4RO7BcfD+AUxGWGpirJqUTPpI5SnES39ywcbrsKQ23jMW/KRwuajwvU7yjEVvjdJCb2iyrgZ5mdqTNNEQgsr+Kuc2Eoqa11IzoihrtQ0L//0VJcp4ahSM6YOvwGDwPhTlO6iFRJTVuc3bnT1Qz9ikt/nEdM2GZxRosqTlLhDU3S1S1GWmaXkWMHMYj89mHAIUzH4YgbVTZPpCCFGCgB3pQPZMcz7Bt95uPKdaCxBbkLigFH1A0EO1nEqIIakkdOYwIzYaIE3W+fci0iyCuCPFjDKK+T9uBg2QSJepiiFA4zk4Jm/0NdD0KETpjkFBVFQubYRM3ZZq45LzbjJkeZf9fMw3ShRapctOwyLHcKp0pZinewZZyaKIfaLZnJIpKTzcd7W4cPQXV4LWUmhksWS2e9VobTyKjoA2WEXdfomYok8zD1a4vm1zIJ4cofNcl/w1n1+cUZ65pwGA0ociJroysWqHkSf2+MjZZ2B/yp6ea1r0EKNexm+OZ2mynDGoypdGAZnJLc7wDxJwqPLAFzYzy6j+z0vtAstc8oL9MaJfHPGKMyd+c6zLc4JYzQT5pYanxPPRxaDWz5+w15ylUZ89AkOsGRebIrJoR6jGn4cgwLUric7lk8AKUwtLDEJYvpfbFaAtp8dbxEM7zEnVOv/m7LLb6J3lDOHlzrURRTyRzaqgnQyUhovarqOogwl/xmyG/PUDlqxZ+IbZj3CaW6YpqKYHirSR0IZAqmBQKSLu6rftLM5Sjd0Kw67ueFTCwBARN0D5ggTqrxlYRxxXKp/8oawwyMIAeqIcwCAN72AEt2IHEbuyf3Qwz8AAcMITgDwM8AIALEOSN6AIHmIAseH53lIFE3gfMJgR1nIcYmIAw8EcLEAwmuAMuCP4ngAAAKAEXQAHrEyuD2AIlmAAJeAJB2IEfkAFuAYh5Ak+4kIAEQwk+OHrs2PFDBo19JxZM6PFkBwRuJRTt69iFUJcuEXxkYRgGI4yNHTnO2zePUMuWhFzOnLkP5MouLvdx3KeT5k6eP3u21AnT5U+cM1v67GiTZc2gPTu+7BjUZ1WZMW124Vgz5k2sMGHqfFl1ZheZZct6nMkxrVWePm3eNBr2qFOqdJnKtdqV6kefU/E2XWn/OGncpWEDTyVq2GNYph9lBmUbmK/SolTF+gWMF2fetzR/mlVa+Oxpq2R3OiYb1ea8pHbbapZbe25Qpm7tjuUt1CpmyTtJ99WpyHjfpm4jF35aGHnsukCP5y3b+6bksbWXN2XKFyns0z/DAo0bebxWp1ux/+1+fWlS3eMhe42OXbDq6C9Js0VNGX1qxo1nGk5VFWeYZJSRpxVaO62WnHr9oaUYa0gBdtV9og13llH/QXiXXD0RxZVfigUmlWFoaQaWhngFduJlBYJGoYYGRofXdh0iBxplKyb3YG7D2bSUaTRptldeXMl3oHp6sYeiXKTx2GBQY+HWYFX1HQUXj9Ax//dZXBzVh9h+2O2W12ZxgTWkdN9ZidNbamE413rWofeikLoBp55idNFl2HE1Ifdcml85RRxhPcmIHHVIgvUTctYVFllmYsFl5nhpHbXoY5N+9A+oaT75Jhr+mOqII5KM0AEYqDriDyIpSKEPrfrUMIKpp5q6SQ74yGVlTvelt9M8Y7TRgxZaXNRDGGGAMMMJPkhQRQBY7bMAFxddtMMTJz3LFhMtSNDsE93aQy0+My2Aww46KLDPFvuQYQCzP1gQxUdRrMuQPf9sG0IIBmHAAEgChTtuud3ugAQAJMBFEApIhJCIBN2WGwYVMEBxRxbaPjFJDw3H+9MJHqCwQ7Mpn//0zxczRTFhW7lJ+t2CZ4JnFXW/gXmUd4xtWJ2eQ7UJEnebHolhdh4ZON5U1jIX1lsUanWiXpeCdaN+WJpmnW42NmmUpkvjbGGci9EsWlTgxRTYpha+yddkDhampUdikgfZVsIlV+bYU6fpVZSYPgZgbGexaCSaaDOYZ4Fq7klsfl9BCqyVQqvWXdy1nVg21OR1uBnhUQF4H2TL2bepjsAaDiJ19sWmHW6/uZ1peclJCdRncJVWFVuBQ0k67tJV6TTgb5rHUpQejl36r9ZyiZ6hiwVLGeB9cXg54FGf7mTa60H5F+eyDb57inJfpnRevMNGGF4jyq3gmm7z/Tl7pm//RiL8dmm4/2JRjejj6+ZGtietp3F96xBoIkQiPt2uQucblKYgY6HHtM9zlXEQXKZyu9aZKE0sSl1dFIO80KSGL4pakt0mZaCqjS1tvynTg+zzl6Jo6HFNEtGCmsLB7tCJeOYBENs6Z5bEoIhLoAuP8BDnJwxp0G49AdU/BLVCCe5jA6jKVQdqIIUUtMofjkgAAfrQB1plQAWIeNWrcnWDHIgNP8CxC2UIAZMtxOAAHpiAsxZxABtcgAbRmla1nAKIk4EAAC84QAtQ8AR7CEEBHCkZCrSABzUc0gcccEMAFKEudqnBAriYhwnEpYVvFW5dKMMDAGQgAgNkoSE9OAjB/2ZysB6gcgmrHFcVBqZJgkgAIxIAgRdkkMgd9OAHIchCESgpAg70EgkwqEZX5sHLbgFTlaxkFggCgIt4bYYoQdyfl3pnJieJKj/iAxZipBihEPGQdPoh1JbYmTnVEckvJ5SfBP/DJhre73pLxBtdkNegeHauhyuMTgq/5J3O/YU4cKEakpjno8m4iEbmqZ217Ja2QaHtjQSNIwRteJhxBip90qHSZC51vwlSqDq9cU2U0NITSY1QdkBBKOT+FJUhrlBFb9zbTkWXU/WpJSuX4xtmOrPA1hGxeqn5jNeyRB8dNu824kSp3MKDzuLEsygt0Z6k8CbWFFLNnTD9VW269v+0nN1IdwH1FEt7Fz4MEYlLXgUKfzrYmfvwbDh3i5l7rFWUIa3Ng7KBoXCUV7C7hNWEpJtRYgKIU/gQNj8ChFxaIUUeJA7GryPNqRuZIyWVfhVxwIFNWWG4UiWu06YSqgvgEMPRSY2GT1cqK3OEA5oZCm1rfiMWlcaUExsRJmuPW2Hx4La+IfrMPqTT1KBOexc9xRN2b7PQ9gzaQ8/Br3KlxZ/z6gK3phUGik7DqaL28QZX+SOLtNriGVVQg1rpgwAJyFWu0rgJJiBviFRFrXj1QghFROADo5yBr7YQhT9Saws9wUIwcRGSLRAiBhOwBxWW8JII5OEJVNAmvuihiCj/UBgmpnTXIw72BBDIQI48mVcvhVCCbcSmCxZmFixBAjGHWGALXdEXF5w1g5nwsgc9cFdI6HHjclUBBowASQ6S0Et3KWIeUcDCHySZElw8IiQRMIAE7KEGBfAAr51ybk+VQ9S5rUVQdhPab7Oiu68Brzw5Y1M91aoc87FQaVC90gB3ypqZnbSdUMlgedpDvyNpTk8spIuAahvCKjm2skaKFOxQ8zTacBo/LxriAu86lYNyBnup8auYGCPOUZ8WzVAKmlcaa5cZIs2CtZvp5WII6V27xyxsGRLXIlipYFlrsUuDz0h7BCeALoYlmbONn8K5IdXpCE2WIcxVHkokDvkX/4fYhdFzf1TQiKK2cqibKlIac1QeInBQq4EqEpGtbAWNMG7T7d9dcTagqZbbTEZ1j2/yNs8EgejSINpN9CCHQB7W1K1CO5F88obdf14IcZGmVImE6D8Hqg99mfGTalf4vHGScEZgsxHE7Q3cXx8WTcuVHtIUA5ZJHaVpXoOc2uzkb3JifKGxdelq4/idEy3bbP1zGw/tJ/JwL2dyy5OnZxeLm+0Q3DlP0iCFEG22Be5lR1VtW3uiZDcoplevXrEiqkYw31ptUe20GiN8r+hF/N7gEQ6+21arxxSvDHgeHD5wR3yFCh/0gFr6jsI+uhwvad5hWk4mcB520A4LaMYy1//CQRjclQMXRDKbn6wLFlCQeQtso8r0iA22npDjfRTYWUugcEgkIq0mM0ARRaaCBhDfEYhdpA528EgXgFAREGhgJmRoQxOcyYAu80SOEcBjhuOV54Arqa+41pObcN7NfKLJQBMarHLtk7MBjpxKVpKTmY3ElY/KbU8BRBIcHwtX9NdOziDq2nUbCjnyqrtnA4WbgeBaDonPO73ICBEGxGEI1xyddPAP1aQapRHIRSUVjKjWgMza+mDc/fRWacVMwQAY4HwVB67FZr2Od1gUbYnGO9HWzNlM2yyJUdVT9wWI7XQgEREgnxHWnwRR10SQU4FErLVN+gUNhGyOdIHfaen/zsOtTgB5EArW327NVNtgG5W0lviNivQg1UDZjrORE9g1jbMVF9XAzXTczV1BFpqQ3NrolH7Mh2QUD/Ckl5qxSZ8NltOQiFBxUABK0F4goFHRTlIZWoVUkJ+FiXjUh6go4Z7gSMbxHIHI1rCsxn7oFoPsiKSwDflMTpkEUKPEDoTY3KLoFtj8TZBcxigyGs9cIqX1jswZ3WwMyhteRc1VCLHNBlTo2R5ajtQBidpMF3gtTXogVsVNEXKlYUeY15YInWqUyquAgaz8A61QghSEUa30AQuMQBql0dz5A68kCI/YTm0VSFn83bNU2UyYgZQZXhS0xDp+xhaYQUH8w8Cw/14eaIEbGEFcxN7rAAG76IAFmEwYQIA2kcYf4QEM0ACwgVILvNLAhETo7YAQ/J55LEAaaEFELpgIxBgJIN5HKAK2CAIVfMHYfFkPfNiAAQEnjF6ZJQY8SkAP1AED/NB5FBWkWZDhzJpAgVALSRae2CC8tV8LyeL+SZrraJWH9BRqDEWkAZh/TB1bOFH3YYlNmYjy7MmAgJT67Zn4bAb4ARidpGL0KAghnsfOcYh24KFbLdSTZIgbJtBhlNZfLBtPIQkOldajoI/OSQXtWI/5hGVbrpYIzQeu/RmQlB1aCYrvUBAOEhQPIdTCEWZnvJlRqYXMMeYkKhwbnga2BUcOuf/GzOGHQNEJmUDNfLDJfDgdXtXkajggLf7IpXzgVkSQbSXRUPZh71xhZDUO/dRNPp2J0VAUUXKGoJFFYY1f1IAOGAJKoYWXaApFetiJguCO98QJVarJbjVJMg5UBCFh8TxUVpgf7cyU/Y2aC30lfuwUuJUJ8sTWXF5NeRCcOxXUqiWdzCgVX5ITLvbFB+oQ00TW9oUjbWgVaBEUHVKPAC3WsDlH2L3IEo2c9BinkwDiKyYHW1VH5Cxaf/rO6mgmYGFJSiVa3swEFGWXg1aR3DnjrOgDNNYKNN6Krrzoq6wRfgrPfj6OBv2dHsyAIuDDSwweIKnJcUABFhBBCEDAuIT/QY6FSxPsACZtBHG0hCmxQQGgQA9AgJOphkjkQQ/cIz3QQ5UQRA3kEsGcQDpqk0toBkVogbsQAsREAky2Y0eYUhwMmUC8RCiV5BLYHudFAgDYwbbJURdgS7u8i2d6IV+UxgANIzgOzyS6ZQ7xDrER6GgAYwNqZZM0D2U1B2nJjldhG511VcIhpgTVSOW0FtiVBnTtHAFJ5VCVoQsJm38BlpwEJulQRwhCIug8RmdR1VVe1HEeRmu00wX1pvDc2Z5Zl0mF4PJ01Pm04HSBW+PQn+JsybvNZn+cJvaxk2DZhvQsh6LMhkyuZaMy283IDIlAYJJMnRs9HG8uG6TwTT5y/4emLhSyIZu/9Qc7pdC/jSvNVNfdXApTSd2p4ZTlvJ9m4VSKfE6k9CtcaitamYdXUhGAChb9CJrvtE0Thatd3tCcPA227VCx9ZmhAov63QhVBck+ZaHc7KpjaGv8dZBPkQ8L7hmoQaxY4eGxBhYPFtrtqOcR+gx3OBZwthm6sSJdCce08ly+8SruWF522mFRLmJ9Ig/0SJyv3dwKdkrZGE/ygBe+lawNfZxSCk52eA3PgInLGVECKYJ5CYugecV6edGrSIKsqCh96UMZScLcaaM27hc9NA6CHup+5s48mMMH2EM50gSDBdIjYQEX9NITJMsT+AssHYeFaUEYPAEEAP9ACWxBbASKKRVBxzTZk/kKUxTYE8ypQCAiL8FSF5iBtHRL5s6uPYSBFtjDoEpEQayeSygCP2aeAviKJsmeBFCBEUjT7sIAA/DAn9yE8A0qG9ZkzDQQyeXhOAlszfha8+wmo3Hq1h1hP4nHhYjQVfzqxC4brsmhCvYQwCZbFXpbddHMd2iQ7GgVBiKdDHWgXp2fma2hVV5UWN0ZvQkiwqpqQ7EapCbN4jSKVF3H3oXJJSZWtRItaFSoNyEmUxFHf8HMAw9OGsKHN3acztjGrHlhc6jlZYXo50oakOjvrfnGTflnvh2UvKqOE86v2F2It5VPDMefAFHNX4JNSzGwpPT/VVwKj9k2MHmoG6Glxw76laPVE2zOB8yNH5z8WuecZWoYZmYlWqc8VBGm0PjZG5sgYlvxZhJ68ZRs4gLJpgxjKf/K5gOb4vTEzBhzK2RtLaH42/dd0GqKxX904ELZlXZ9Y51gVEh1xtHonyL3YdL41FdizctpFmdkz2Ol1RKnodGiHIC9qnNs4QcHi/Hk3Wi6lWVV1aIqBwKh8BQt4qqNYukUTir2DQuZ1xnfxk1YkSRoY6ykaK3Yl9zlF375wxrl5P+SJ6HIRIFpQY7u6E0sLjfN0kVAAAcAgAhQTOXCCxkQgQQIQkNApAUch06si79cRBzci2WtC/AOWImcwClE/8zA4AIZUAOyMIvt7oAghIE9KIy76K4EFIEukceJvcs+vMw++OiH8QCZAlKVxRS+IMAH7ECOCu8FQeWaXCGcOY2iihcCOo7lnOfweAajQuvpLE4Oaap+xiJX8lmsFnCFKqhQVmI+MohmQCC1QUhs6oULs9RR0iyH/hd3bRz4EFGhNBZWBZRm/dltZdXenaZ54HKbnOzjfAWVxA8pXs5Hy68U75kHu4iTPEoUE+OZ2ecJjq329oZUWSIVhYeyFatm2VxeypQdF1SNoA8GxVSA8mF5ZF0CjyL/Fp1oicgpghZ5CRX93ZXZihUJ1tAHf84swqHbutrdvMUIgeF8ztn85f9dyGIqVWXsPgGhfZoVCcrQ/VFodH3nzBW2D21dBOlP7+wmg0qtmpwP+JoUUilUnd1hpS4ruT6F/mgg0Gxvn9Q0OGpxJuMw/PJNK1ryqAJc+ixHqHnKZwdWRkkn3sSIwgoyWyNb61yV6zyHWMeOjOiNKqeIfzXsUg9QJwpd6EQdzeKh+EERZyXsTTDji9KtLw8AF6HRMO8tN/ZKjzSPFAru9XCYIDQzUiw0tXDkAvwBSiAkvrSkmHYER0ZAC2TBSRTTDBgFP2IEB/SAPfhjSOhEFERBh7tLFKRLlhCEIbhuKBUvDOzRAcw4je9RH+mpwBCMg6hzP2/KHxkvm0oZHgT/AA3gwuGx3gRQQCdJIZMca0mrog7CEWBT1bgGrR/6VFnNE3Cx914dB+8gomeFVmwpSbdqWmkGWAvZm8qNK83pjYf+yc99sV+IZYA/rLJpovvVoDG+kA+ynJzoK6eayJ/FT2G9VXvY9KROYWRW6l8SzaCtJVQEzvddB+j4X9agIsBBdwbl1XNliZcUSSv/FFnulVQV0Ak7yAki7aZxDre+tm0BZ9EFuIsEo2LL6wBfxSauUzGu9EbJj7GlH3P323bSIRM723lTMn+k5g+DcBWyL1CJm1wKIRqbTwIDZWgxV/kiSKfpJ4LsotJaqpPzJ6Gzh/zm6nMHqMQdZ5VPDc52/7eAsnAsHvHVRGx8rI9KxZCUdGojk2tzd/Rl4gb9NrmkI7HlNI2jGBDCxghYN4h4WlC9atoJKmbXv</text:p>
      <text:p text:style-name="Standard">qx09bECvec4tUesrjLsQPEcGmJtdrmaJY7Dc+uwFDBemNevPmlHoF1+vUov60Mf1EAlaKN/D7OMyojEfquGIgWO6ig+aNLgFV61sKkPNAG1MEK6PPMpsANA154iRD0+4AKbegAXaAFEOszlZZ4AVMQOdNInBUaB7cCcBr0JLbTrwm7yBYDnzoOvWMUWbAE+pAtBINPAiA4/PkE/e+kjSVkwLIFEeIBBwCQ7+0UUAMIf9MCYuZiq90UNsc/UthoRsfm+XUpS7//62frXBSry2MjhWG+cZdv1PV1Qp/KU+bDatEfXttXvZE524Ji0raZ0SDUhAWaggeIJt286t8Mc8HgqpX9JPk5vpkYsecVH0FV3w29fs1ac/FHyf6qQo5Pc5ZgUa+F6KM/OX+knvvoUZZdgbtqg8hAyLHsiOv25qc0GzNT1VMe18Qs6ptZGScmJeu5bHJ2s103cFMnWWzF/GIrK+gKEon1d9hUkKLAgoYH7CM1T2JDhvIgMDUrcJxHiPoQKCzr0qBBjwYEODRoUaDHhwosHRQokRBDlRYpdQLJsqVIjRYEwF2Z8mXPlTJEaYRIc+VAmRqVGKaZUSPBnSoE7G4KESHL/5FCoJScaBcn1YlWJTDli7DKW486Ja0nSFDnP7VSZFaMyPCuS41ODGREiDNs2Z1+yJLECHZsTotGpTE/yTLvQYpfGgFO6BXpy5kOLhTdKRAi3a9KnZRUPNX346k+JWGnG7GsXLFC7hJmWdou1oVHJCR1uhQkxI+vVTz3PzRwUadCm/5irLE6V4htH/qb7sz4dUQopNUZUp279+nfrm5jw6Ljw5MvIIQtCnxchjxYQMzB38iGhSoB9WyIY6EFFA9GYaKEHJDBggKO3FFFkARx2mK+gBnfQQYEYJghjByEuiAKkMfzDI4Ao8CGOkP4KPBCXE05BIZI6GMBnOI0IwewE/xckMJCBt/aRkMKrurBPAiqWYGgBLuzRwQJC8NlNoRpvPFCRkPxSazOfbHLrqytnw0kml1ZLiSS/fisNNpFayy0sxAbiSLEx24OMJzJvqgmouMBMECrLCrNzyjoxY+pNo3qbCCGynAO0JL8Oc6kjq8Iq6k2ZBLWKp8KU84inQnOy7bC/SoJLrs++Ig2xQQNba82OthIq0qoEfVQnitDcMj2SoqpVtTTRywkuK8u866efFIkTq+E8OytBi/RSFifQCsUMp2B/Awq4KgnLalpUke20uM3eQmq31ozjVdKItjqM22QhG8o1WL/UVNNeE2KMpS+Vcy+qsh4CVK83/RroM/+wphV0t4jwVBVWM+f9i80wFd7JIkbHKlRKothqCmCu1FJOVuS8xfLLqr41uCK7Rp30rsa6bDSylEpiky5zffT0TdROre1Us2T6CiXUmF03WOPy/LfbWO/6aGeFt2SqZdmGFXjQ5LLVVDaKrr01VZdLnWvPyrzt19Sn30xwonxXs0w19UQWtye8Jo0sI91WlmtdVEVOt2TelK5ZqMQa3jfpobNyGa6QUtuHuX+U6nctQjZwpDrIJfkODBU6oA7y8LwT74ZHttAVzFjNTbpwcz6wR48ZCKHnpRPuy48mMqjpwY0lFNEMiAkEqQLKfrZ5rET/UifSQTUU6KJIDIUgIYr/faJwMkMFeBD5BA9Q0AJHgnKnAAQNzponii2a3wefhGrMYocDwW0wDAqRRuU+KgIgJAoTkYCBkfJNiuED2jVwCVIbG81e7HU0XWnKJ4srU9RAU670NKpuO/kXUhr4rkhx7WVWewxLxIaburFkUmlq2cTKFaib7OVRxerXxjh4FFt95FpbIRu6coWX0QWrMAm6lU1mJZvCLKVje2KUaWwCGw/qSGEh2Q0Ds0IbE6pJR7VRVkyawpNyMe5vTcNTjIozESraKnB7O0q99mWs5ESLJWjySGXaQxacgTEvnaJbTyhzplSBxlKyQlbbMmK1rEFETBspFZZk45WsVU2QNBNb/2UU4iWgzQVY64LYZZwjsjRVq06XvElRRNZIlolLVCE8DxRfCBmyKSpaoCGO0y44xJkVi5BCy5LOaKi3S/mRK8kxVcEKV60WnkeHWisYye5CR0u+jD1teYrE4KQmY2UmJpiCGccYF8o1Gs5WUOEWy455tuIsy5Sq2tgd5/IViPULh5y8ptHS9LRkyg1TekNTgqAVRty0pYsCVNYvyZaoLa2pU5r5m9W06SrKKMU5PrRhtpJ2Tt64SSOJgyTfsoIG8YQHPBnFKHim4x3y8CAKzYtnM2UDzpdE4ANhmA9m4Icf/RBiQE8iwUli4B8tFOFAOyqABhgRrNxpIQ4WKAgQcP/wBArto3ooKNDyRkSIn/KOBITITZGegD317SOmO/iBBW43D4kwwQNesMAjkGoj3iHoLzxSwFWQGj8jFCSpRTAG/s5CkwgQoQc7qAMJcCHKm1xLTJ4EHE4ClkArbqxPlqni1RzzyXI+CmaLStXdEpY2NJ6nYnwxol46+bPEbFJvOUxoH0+FxL296jZZgQ7RhGWcr0CyN/nUUTCnhDJUhWwlZQmMHV1oJm+mEzhWxCxv8ESpCyILZBmr4m53Ji9PimYsOcSnmtCJME8yqpjTcuQxT8PQoMDQJ+VEiXpAh8fSNnFTkWIMql7zqTv95S7FhCCwsmtOlZD3n17pVMEwczb/4pbmoMT9UkBDV9CS0bMpDUwvwlSySEepdigzjJMN2fitgYHzNudqrW0c1bO8gDCT381an6yrXLRc8MEVBBmdRPYnvI0NL1Q0WKaaiF9sJW0tbwuNvGgMQaToNmiVilW+mhvHo1iMS0JBydHyAiuyTSs5r4WjpJIlFhSGl2l8E+Rrz9W2cX32uWr5rHHWSMfUGqZu4AwNW4dyzm3NtqQp9K1uU/sqYCpYsJtMTEhiVMILYgwhEr1NcQ2Ghsl1lKPfQXSiN2cdRGyArFJtG9KUfOQEwQd19IERIVznUoYk9Qk7YMMSREAEFOygCE9igCKIqlUvvAALpg4DjgSiVql2/8F6OzAQCSTipDCo1AsyEAEHJAABCKhaMo+wUA+eUAQ2BOAAIjAA+n6gANadQAQSwGmO9kLU9ilgHvhwSaeDMaR5KCKmYSgCCIJd6iz8Y0Jc9SqgtRS2UXJNLFjTzXhTSUA/OtS96QXMnjG2Rgr60bYsY5cXnexnO1PpLV2O5BxVlsU0oW2PLdmKBD0VNAXual55dEsxPamnJLYNUqjRr21mXKYwngZjPCw4kIG5KXCZCTPqMomOVLlJ1rgtiqo6pYVrvq6UHZnBVmwxzgQuFiZVBjou35U2Q27DnluSTGAzjHF3Jsqnu1MlMnwozSumRL69tsN6IzEhx1zHi8fNZP9GWyPbIMgrphHSL7kRaDLJ+2D00LjJMy7O0f/1z7Kzq5/AGVmeLFbmUabRKV0cOcnsZUla1oW/Cb7vacumq4NCyqCbN5QhGdXkwsmzgfr1o6UmH93cYvA4FcyxAwFqmlLtuYymzwqdDY4t/2bNgK8Vky1VyWS3u5c9YO5SngBT+Z5pEKBRYVuWYKb4/i5rgzo5SJbjmOE2jutp+mpc58P/3yWbCqG+muxHdKMyZSUu7bykiAmCsLlGM1qj3nFEEN6AC+LXBVqeKyjOAj7kgz4ootPyoz1i6gl+7dcypADQJ6caZBIacAd6QAvCoAoAgAQeQSHUyi6cpAciAQNKQCH/mOAOJODXiiAMekADTcHUcOQlXkIJcMABw0AQtEAHkYADP81G0getIIJ9euRsTiAJgmRIumAL5gEFVTADe8AFd2BCFEAgPico/oXqzgOEBggsBi6beMXKtIWNIuaSmGWbKAjE/onIKAO7AoX6YmzEboZsGkningtnxIZUpimGzi8q0KXC0q+S5gLsMqawGk+U1CZWHObgEApVSsiC0ASAmg8RN2Xwdg45dm89wpBUvATBjIwyVoZcSmmI5MWELi+z7u3p6mTMambMqsuUoikUJ7Fl+m7B2MwmwA6A+oZpwIlKdGtORAgU31DFQifOBkWOtk8rAi6+FI8MVcifvAUV/+NIbbKr5ZLi70wrbwxp346JheKJ3wwpUd6MmMxkbXKLW+iuSoDOYgTQ9XCGrWZlBpXjzKxFh0JolvINoa5klTop4lwm59aoVtZl7vRolK4LDu9IXLhIlybr6O6kNkqPzEpOUQxMvLAlLSCPjuRJg/pMNbzPkSjyZ3ZFLtZmlXaFPWrOcJrp5kAnUq6FnP5EHsWvbhZsZFZpVR4j5NSl+UanUwLl+WSRVS7SU3qyi6QiVRJnFlEClcagERZN0S4K/64DcjagC77niXZpzCSmIeCjHlJHEWDkR15HP84NqTwgDaKQCmDgEE5B1eZhCxZg2sLAHp4AD45ABjiEHiLEBv+PSj1MoAUk4AmgigfcEi5dUN3YQAZURNWk6ilqJA0kwB6gEAIAQAZwoXzm4XxwRAvVaiRbSn68ZFgcIC6foNmO4Au2ofBY7GrWL3QaA5OEC7fcsTQACcrgifmagplIsSW/z78w6cBkb9BILkYMhYSU0t/8LTVj5B2NURqLRVZKSYHMK70GC4z8STkCz7zoJDZO7+C0cYhKT25MC2l6ZvTOK7V+TvHMDIq2kaSMSE1YTjuxT5z4iAwJRgsFMGHyjmbAEVomKStjDmO6jlyCrszspO4WCM0qEYrGsIxyyewG5x2DCGtKxlDmqM3O5IXOCMx6roL6qCb0LkE3j7jgjAv/fQy5MnTA0hN0uMtVrNHF+mnHzBOMFIj6HIai6tMNDabMTuwg76nhLGNMhgP0AnTllgu3VAwpcs69DIWP5CZgzOK1rrH2mkJqCCqIcCy22kyhfONghC4ZB0XM/OjJushZfGth0obvlotcZjO+Cq8L72wO1Uk7o0uXmMyUhJOATsYpcJPBOHFVwCtvnsv1QM4cI6uatC/OTG6+YEi+Foo2fc7qEIc5QAkhc4z+Ei3/nlKjrAMOxmALvMKQnFOzjHEmtmAJlWQmqrILmsfOqvLWcMGrkq8eGYJD9GdBFjJAFyRVokBVoUIR6MGrbocrYlUrxichQHSAFuR2WEuqmodo/wpHWJfr4JJFGyvPMcBxHQcJXNJvOB1Ryp7LSsgT0BpsVfa0J4Eyz2ICnRwDj57ss2orjOiG8RbmG5es7hRMN+JzYbyosSBMmULLb9DMXxpuaeRuzvLmNajCVIxJR8elJVcIJYExiVJsbLI0wbRkOl1PLyboS8rVlVBrwVSIGu9GH8fLDDuSZLOJ3+Ri0I4zDQvxTmMM+95sJz1pl04FHlGLz8KOUeQCX7fm3srlmYqIxZBMjWAU8qxCSBuF6oqJbhqoj/AMba4w5eYzwg7J8kJP7BqMGPvQu2xz7BavEc2MNN71kf4KFB8rUs/Gl2arOtnjSZMIIycpbh2pYwxIXP+CI4EkpTgTir5Gp5z2iMOeqUy1sleSiecequM0EuTwa59qjl2p9CoRjOOkKcQWA8c2r/wiRuwYkVXYpssaj3RABlHGKewcRilliM/qYufEj2omqmjsBFsXCnNDclYiMSWQUmvACLW64ARywASCV3iHl3iJNwc+Vf4myfPuy41Whmds72fItJhs114+I8tKabRs5s9KMjWZ1GGHCfHyyCh1a8BCFBI1KJLIayfTVmgijs9GLyX3hLTCdSawS4WiqV6mZnBCVnNXYp3ElC5E60B9UY4wixYTsn7pddDIdLHA8GcCZvgMuGnoDoeiRTTw9GvWU1Sbxm2182UwVE7akEr/9MROVjNqTk75uPWEyJdKx6tpd/Kb+DRu0I4Nx9ASY7a8LvavwrOP5GuCrqi3EOxVRA6ACawoFUZvaw9rohaJK5ZnExjjMkjEfPGG/OlpxIRZuM+K9mjMDJRkePK7Es/mIg73vqtNrpatgEU6ETj7RhKOFExeGJHjqkZUTUMthmXgyLUrCnSATtLyEKaDgmyZROc6NeaQzIJOO8aCi7S1gqmUpOz79tZbM6ifiLPz7Kg1yMQ+X7HqyqZKDkuPy7SVHobCrugTAYuiymYwXg8tniPCOtZukNG09M5aKFUrGAeWO5TSfi8jezYo7TWN6daO99jI7gwm4O/GSkaZvClW/6OkIYg1WB1iX7rAPKjzOPDuPAJwtjD0gEDnO0dOQYcOeJrJT+HwfndPS/f2WHRUX/6VmzLGW3IxHrk0NlRvuBBMZsLJjlypoSBUY82RgOBpZFCSS5loVWROP/EFaoFunhgqSJFsiUbjhdjUbVHonBMMADeLVaT0l0uu+mx0QPHlbw9y5LIkbW8WH1sPN4UMmaS08jyPhD9XSxtyYzO3UOJGiejkcIULlUr0aGpjZmalEnErXNWlbMMpzigpJ0PDP0sMTjApHl3IpFm5JGWGsRgOq9sp+i4YDrG4NbU6JS2L7haXPx+qPmlY59LOjFvFH8+YaihtSkXnlAwINqJ0kP8tml8OJSn0S1/Wa722WnBTqJjvzG68zCYIoyNbpvyoJaFOWuP4tRypjLCiyJXVuFk0T8x8RpsUq6bFLrC8Jbac7uLyZib7pMXEcIoMmeX+rGuWpYh4k5DWA3QmL0yfD1rubqqZ6zmfMXwlmoh0b4NEhXeTAwvna++ATvYqbjX1ZK5LyKul5U4kCivopp3liUM4hCI4hDGbBySIFZe00hpHFpnSSLhcOxwPrOh+o5cK+FOwU8c0ulwPlysi6a8ba4hTRU4mL5xSG7Fz5nbrmsdIx2tM680ABXs/zDQsKd9ajomyWlfsK152Tr4sxZ2CA4kQe2fxub3Bou2cCbUh9of/+nD1nNgn7Y7BXHIXe8LAA3RxbCaGEHzB7HZYM2m6n3NUctU32IO5bSk99ugkldSIBNqTiVa6Sq7pJGXLyizwvthRTZnoUjiTKOVBsxPHHoyLY6S40Wz4+vvGlWhnu+zEchaikxFsiCxj0K6xtyQ2AxfumlGPrbS5NjxXFC+WhPp8CxKdrdicwYRopzSn+S4dWRYQ49DLLvfkNq+OSY6cQHVHaYa0fKxqbCyIFcvmFpqctDo1OOOQBrrGeUalCRWRRGPhSM6HL/2VuZZkfLkLDRyHNINhs66Q4gWQkoZNMLfAyqRsoVFvSpocb8+GuK7Ej8lOpE8V14m+uzCy6uXt/xDbzjT7sUiRVMB4um8SfRm7etsGmXEif2F84bSmlAca7mIWeBI5JuwbEEmrM1Qv41zmzGQukWPOwoe4O2edRDIJd7O1P8kEdYFspLcYY6YJlSiD4OhwNj46yPwQM1j28cRolFSp54aJOyfb5SomZtjIVQQq7ABXlEdyZZScJefVysR6wyW7+H75QC2jMxgW/bL5PdcZHtO2uvMzik5bh6aLQgd8pNLTxyvtJu3VHNUdmzoJW4FduZJsWuM8oMwL7LbvcOJ4V7iMXNgkjRUXjAqLWG74cafIyMvkNTZbgccmW2xmqjWrYmfdJf1LUYTlwqSW4VxdZ1zd34T4i2+xxv8yPkWhFs/cJkJD25Dx22MkyTpJ3ex6yOt2s7qzq72ezuxxDs8bsoRJOV/ar+jvBXIT6YIX1u1vHOoLTpaP5XbDs+Rrzm4XKVwWiEm8nJCpjO+zMILlkWWF8oQQfeQHZ5iGyDcQRnyVFCAJVmHNxlN46Q7DGMmvlmDavPN0ZeOqDleQGssWXvOdPsViupQMiXFEN5K+5erMSyISp4UCC/fpEERBjGKCZtnPa2X6FUp770H76Gn1rTUjFzaEu1xTZouTVMm6TOe0UKFuC1SDznoBYp/AeV0I7ZsncOA+RQIJdVl48CHCLvMIIRRYcJ9BiAwfWjR4UWPIigcVMrxosGP/wn0PS3a0KBIiQYYODW5ECDKhQ5IGKYpsefLjQI8UN/rEOVFhS4QMIQqkmbDlUqkaWS5syZLhyYEOdY58erAnxJw3ZUIk+tTjRbVVk5IkmdEoRpwJmw6tKvGhXb0JSbK0WRIrQYtL8TYFuRNvw5IsmfbtSTenT75CVxIGy1hwWIJmJV51WpTjUapyN6o8u7iqUq6sjSLNqVEizNgx687FKBZpVbuKMvqkzXnl1oiqGZvdvXLtWISc/e7VWdij1bDSYds1Htar06SSi1dcKxTnb8wYny8Wq7WqTayzUxK/njFp25h8HcN2DzQqTeZ3UWK2S5JKIOnVklC8WXURd7j5//XXe49lJlJ3322WWlaq9QbcTTDFhd1WyvnVXHyXYbhRhH0VF6FzYMHmWVccJbdiVLWx+FFGCs12WF4wQTVbQwmmhVpQoVX2nU0oBecYY1DRl55Via30mHxlKehkdilipFqB+pXE05HzdUdhcNcVJxtrtwm143ScldgVeA8qtiJ/RQq2EWSfecUeXv/saVx+JdWJnYa2NaZhcL/JZaFYeNHlGZ4xnYTWdIWZ9KeW+dFF22Oh2ZbTSJT9OVdXQtkI5GVocnkqlkaSmhGJXBZnJJtHNTYddn+FVKOPNrLlZEVF+XrigBX+COyCTyo0I3EylkgXTwi2ZWSDki7qVFOHbf+X2oSqAsvUUj2116hsZdbqGaaMhZcfYJNO9BZga1oFFX/RFuQXX7Qq+B2pY9E641cwwQUYbrRK1u5iyqXnJ23WShedasxmi+V5E3LWFJ3aNXcWfmB5Zh5N4da2cLU+YibWZU6BWvBZFZvo4K61wSvdyuphuRbCF5GYoKIdiWesibKhVOaGndK7papK2tvki1uN11+LH0532cQNLm0wdK2N1+OYgAGKYbG3YsWlvn1uLDFiP/4cI5DZ1XveSpYmieDDYJbL8F7fwnWhTlCeCB+IRIM9qZObBq6Wui6RnaNxzIn6rHFkNapxxnqfC3iCVE3UXkRGzSbu2E0x2tFpYDH/xyHpx3lW4FsypRmVnT8NpTNqM8cdIpF57SufxdZR/q9cW52GuZpOJeZfQ5uateae/yhcKnHg+YppcCfjPTy7iEWlW71+Rd1WnosHaGJvmzPmGLAEr9hok5QR6F1scOP9eY+To14ix/ZG/6+jZY3GlU/RmmYYC7nPRd16EOZ0U6F9BY1ityKge5CVK85ZiTD/opeEFAih7XykfIpByqQoyJ+6yWhYbZJLZMwFLGvNDDKGA1VuaPUSZ7mlaiHxX3xSFyWjuSckqtFWiwJzp9MQMGzHkUyJVMIdRpnpXmUBWd5INypGwWRDViuU7aYYIc1AS0vwos+NTia8xWDFVWFi/1MXH2cbi8lnSTn5nAVxdTDnKbBHAIRSfF4GIhY5rzSHYg/QrHagEPZwWrKrUopsVMczPkpv1XGcTERIHQja8DNayQu7LJPDLc6uSA0E4unEOLteectSGSpgASvGNvVZ6V0qLMte4nciKUXEV+lRVBeWZKN2DQZgExMUT+x1O+phKDN0IeOrJHdLUFVqjds6C8++l6UHlohmzOJceMRolyGmZj8Fkg5xArYYHkVynNNqkhLT5hg/wjA7hUsOh2bzLvAJq1i8YpQPofWZKTLoULe6V38alJMV8KlZJ2qVAPvUJRcBr47V5ApBS+jQ6vxwmC6iWa1YEzxFreYwl8wSlv9kBqB8KieKDyJKJQ8Xk11m6o9KvBt0zJc3deJzYIobGRhHBas4MnBcYEsgaGDnRfh1EFZui6lDmUc2RkKwViAEXLRU1BkGkQVEogSjskxnOftMZYJ745dB/Te1qq1tOhRFnqqKAla2aMibQMzft0KZvzsK8ac46osFW/c6t7mpO21M42bQVlEdyYiZ6+EhNIV1PWVhyGP5K+RgqjSrGl71ThgEIOp4drJuxrFt3vJSKj+Jl9Lw7FphGlQBPyM1v751cWplJipH2MvyuNN4CrFcdrr2xMlp7ly2UhOgQEioXlGzOYrCG1QHeMlL7sdRFIInCbXEINWNjIXzqU1oEqb/OldtkK2DZd3hqPewzPYQovwh2cnkF8OXhS60VTOhdJrly4jl0aPaGl0yVTnMfm5rjOskmr+Og6mdOfNZmnHg2mJHKLaxzSyAsliUcpkZdyELrNCakDcpjK6uQggqW6nr1vb1zX0or3tZdGSptFdSlhkqnbtt0Q8ZlFKfdlillp1rYF6j</text:p>
      <text:p text:style-name="Standard">XyoCUJ6ZHAvgrAuq0wznTfTTjnrS+iNrGraCBuOcW3CInL+1TrLfk4oEG2qhObH2eYP0ZubkRTu+uNErLsqaH5/Ey9WZ60ptBSLPXKOsqSQWiC/5CQA/rKQK+WS9HEYWieOoFugekakDtBXG4sbfNytRdaPJqDJHNzIk/3ayLnTT1bXG/CWyCke35MPiUSV8G+P9UlcpjpdYaWOyJRGLvTsBzJIwgzHwVq+tCHwgpH9V5jWhbVv44Q/VVtmgmC3rRKkR1WNvFJnCjO853KyM4KxUZ9XVBMQV5VaVehO8SAoILioM9VQx2k6/GlcxpgEbFq9HPy+9cD0Oqi0++UIvZRPYVE3+6FntCqXybRBqssVKaBiIYNGxbVXkESDRMi0tKu/xcPO6i4WEDZp5aixXZJpunKYbEgCxabS+oXW8v2gvAJraSvkpk73ugkpbW/JPSHKRxQwa4X626aJVSyaYAixmG0k6UgS8XdwwM2IKa8lDDxsXmvWYWMaVZf/dcb7niFD3MtcNmiA8PjRiUdool7Dnci8qZs2jTklF9rXk//WYTV+E1w4L7FR7SSKZgcbJiqqd0XCmLTvDSWnc/RRfJ/ficqhIa79azUpQo8pwAs3XcdsHOTJcFDg/N15ajUZY1FmwRSUaYBWf913jyRdvX7M9ECPwWW1fetv2R599mqw1dOZ3nfAnJkhTV9cENR/DNlPctKoQU7+h6Lgl1R7oQXAt4HPZcOLasrzNHFJqi1YpSy6wfENNstfMuuES+dgfweyRGcNq0WWGMdfARr9iXewXkwIgwqF0zagfGYxZDjn0v65YBibfwb+EwI5aeDVkqTi17HRCVdImCTP/TZLWJe7ETGnGcvhhdtPSa5YxIXO2Z/YWSbOHQzpyM4NFLVC0OrMTKXEUK7HUTUsVMWRjOio0KU7DFkSTarUSPcPzaHpXV9IzGfWDMKdWYoLSJ6ciKFGjT3UEFPWxcZH2cKN3QMChaYLBX7Xhaw5zYJqhCHsSL/WBV4L1erw1SgwmR2CmG1fHbF+UHUZUXnaSTbDlMBwIKkHDPqQWgSOUewJjTzR3Ez9kcgsIdURkMuzDQ8GEULAjXe7TTNLHVVfVKa4Ghp1RcIjWGngzaPzkNThEI/JHdLTjRHtVPDMVhh2UJ7+RdTAEfV5zbkaTXyLTJOczIvJlfLYhRQLYRxHD/4kVuEu2hjuiwj/plDV+uGm7sma7B0zkJDq+kXHB8myltWDg43hu0zsF9yHu0iOTkUY26IZwo19edi7yEYPTBCQzpCimkl37ck2tRk1HZmGjZ3N4B45LRVCIFDwcNYsUEmTVyE+Dkldmhhzg6ECTsTP/4x85R1SZg0lU5UHGA04HV4fUNmUutSbENY6ZdkfCRWEqkY8KUj8+onTUYxxTCCMLaIRsdoHNJY9sUV63pR1o9CIzh2dVgjHDkUJ69SABA0tdkyYahyJCJnP8Jj0CGGZX93O7xnVlZl6Vtzcd9iuawS1dMWTEN0RDKF/yY0L3KI+iVVGZ42wwKEHo013B2P8/7vEPooMl/jZCVPEQYVlURSWWMiKWZVmWrmiWVgGW5MKWZPmWaxmXctmVX1mCbXmXY5mXa+mVPeWXekkVbmlHgjmXF4WXeXmW05KYdRmXaNmYfAmYb+mVhjmXk+mYlLmYkvmYddmWi5mWcImYkTlCj/mXcumYnzmZe6mZnzmaqRmYhJmYl6mWjMmZdgmbhJSWP0abqbmZexmbkPmXfcmYqImbramXofmallmbtXmat6mbavmbhSmcvFmZqzmWzfljyhmYv+mZbomdpgmaoXmdikmY1smd5mmcz4mZmjmazrme4UmZtwmXh0lIpOmd6Imf0pmfeHmer8me5Kme3Tn/m+gZnfjZnOlJl4Lpmu35nZEZndlJmwoqmpnJn9XZmaK5nNT5oORpofV5niczUBMJgW/iZ3qTbT0FJYCiYZiUoi26oi5qjflWUXszo+1Zoi4aLDX0R8oUHNejfYMJI7ppRigykYASeg3mUSzao7ZShhnpU9PEQ07aRJryosiyhygio12Fjdi4N+9Hoyv6o116FzPnONsTozbaW26WHFy6omxqSE6qYSGCHS23TXBapceJpTh6UfJziYSnYShKo1GqNRaVplAyJkDKcneqolpabFdKWX46oqMZpZuGItp3qD41qXf6omtWotw1ir2VJ3dqWJpKqix6oy/qpvLVVYAa/6d6+RXSJz+mOkhHk3clmJHvhyuKujedyJTEtqL1lIi9hSmp6oS6iqi2CqZb6lNVyqqC6ElvymkWJ6alWqVrlqlLVG9h+qUh1qbHdlGjOqTjh6bTBKgqSqyOQ2FiJT0Kd6sTeaiTOqojGajG+hA8MA/L4xi1dEAKxXhxlYzrtV1Jkh58dmOtRnXOtV5FolIJpbDVpGV1dV9Kg2oNy0CvVo7J6IN+J042R7HG5h4VpJKEka8LVy4HtjgvskC7lTSQUhnbJRoemS9oQlwGZUW4liRG2XUSq4v7prCaYx9zwhpNUjEDKzk7BFxX6Cw4Gx0GIkAIEysWJrO5tEEpIWazVP8juhR2BqVC4tQ94TElRmF26/V30JMmE3NX4tOETDs1N8RJE1hJU5svtcSJJ7UcIecrU/t3XbS1JclrNjuBv6IyWgdHdwUWSPSDkrgv5neD37M1/GV+uNZAsQi5vQS45Qi4ibM0DBIURAg++Xq2AMVL4Ki4McG0KxmR60G02OayM6FmoKGvcLtdeJtMxohFKYNxThRc77VEy5UezmK1dxsYJ7Ufp1iKlRuwb/W4y4WTFIIz4BhZaeIQHmIiuuRWoLdvTAu7oZKB/xaTLxsUHnRS1wO3C/geJ+e2s/a9dmaMHtO2rEW1sns4gyOzsXtJhchJR+m1XleIs1KPBTO7V2H/IHoYV0TLg/4hHv7RZ2+EHGZ3iraxJOb3sVfCMe74udy0EPOgCISAC/NAEP2QD/kgDx+cD/HwwZAgwh8MDx9MwiBswvJgwiYswiacwicMDyFcwh8cwjWMw/kAwzcMwzN8wzycD/1gw5AwwzDswjEMwkAMwjgMD0bcwzksxFP8xCe8wyOMwk2sxVlswyTswVmcwknMxD9cwlWcw/JQxfmgwyJswx/8xVisxEr8DnGsxSb8xSn8wkK8wjc8wyFsxEKMx1OsxfLgwX6sxiBcyDE8xjhsxEV8yFgMw2SMxWkcx4Y8yUisxDYsxSn8xoasyXkcyGi8xWYcxh88x0PMxjv8/8d9LMhV7MWjLMqUXMV/jMJJrMaY7MGl3MQ9rMY2HMpObMUsfMJFDMRt/MV/3ManvMm0LMNBHA95/MpZzMtEXMsifMRxzMt7PMtLbM0hnMvWzMtS3MJXPMxBrMJlzMuoLMUinMjlvMY6XMw8rMs7XMN37Mi7bM2ZnMY9bMeGPMNp7McA3c603MZrrM5XnMfATMJPzMqo7Mxc3MxWTMItHNHyLMJ7LMTe/Mh2nMVvLMOaTMXCXNA7/M3rzMQG3cQ6jMxBDNCCLMqpXMdX/MYirchszMQgrcW6fM29PMRdDMPPfMthzMyBPMI9zNA+3Mtv/MuAjMYJ7csJzc7c7MujTP/LwkzOVQzEMx3IR13DZtzKbXzLQjzOLQzEL1zKLS3MyJzOLNzHugzSlNzINIzEmBzTigzWbpzSd63HODzT6nzMV+zCQq3KQKzTZD3FTR3S+ZzDMszPKkzQbh3JW53R9GzIUJzS/HzWGR3IjXzWGh3WgpzF5hzJDq3FK7zQNvzNzfzHK/zSVmzCrN3RVuzBytzLaTzDrA3Zh53RVQ3bkAwP/dAPUbAFyrMN/fAOwG3cyB0P/QAPx73cx83cx/3b090Py23cv/3cyS3d113dyB3dwD3dzt3dzQ3c79Dc2D3e123E5m3ezA3cy/3byW3d6b3c8z3e7V3f383eyB3f0J3/3NoN3tB93sd93ITs3vs94NxN3d09xORd3v19378NCd3d3uKN3t994Oj9zNGN3r8t3tnt3uhNyOfd3e/t3iG+3daN38nd4ScO39I94eHt4f09xM8t4yYe3zWu3CUe3//9zA5O4gre3fDdD0b84CU+xOo94PFt3eE94U0O3fC93hAu4RzO3UR+3Ebe4Sm+4yHO4sjN3v3t4fLt5QKu32Le3kGe5gHO4Ntt4e5N5Axt4VF+4ElO4EOO5+Td3kq+5s4d4+YNCSvu4N/N5OBN5jhu5l5u43se6Dhu4gIO3e9g5JEO52y+53LO3zz+4AQe5Bpe6Qtu4+kND+RN3Wnu33uO/+cnjuJAjtw6zt9hXuLAHePfDeJWTuIr7t/XbepPHOFFnt/57d0J7uXczeV/ntyQoOIn7ububeB5rulALt2JfuFWvt1iXuKAruuGnuvLvuLvbeSfPt6znt+E3OQZPtu9ng/7jeUX3uCa/uIzHu7evezLne6GTupHrudPrOJLfu62TuHaruguLvD8TsSxvuuV/uYO/u2ofutqbuJEDuX2/ublfeXe/e9EzueODvFgfuP3nt0L3+nPTt7ZPd9pvt6i7sHcTfHUTeKh/uUB3uIRfunibegYD90NjuCpTvKfHuY5v+1JXt9TvuKzDuCwbuLyffLjXe89jt5Jj+H3PuYs///fBj/dDL0FIrYnwK3GC13P7f7bSd3gyF7dWi7lDJ3Cow7F523EJDzHHpzf063lf8zccc/QWj73cB8PeB/URPz1bV/jI5zyOo7KKc/Jo07IhHzIea/Gow72bp/2agzncs/Qd5/ulQ/oHc7ZBT/qdz/l1D3ico7K9K72X0/4Jv/biA/3Zz/Hfs/hdp/3ULzcI572Rnz6gV/2qx/2cl772A37ON/3LR/2+V3jk6/2ik/8zE3v1S3jsz/gkF/5HO71aW/qz7/5zb34ac/5aA/fP27kiF/waozf2P/8Te3pKYz7xD/HX3/2lf75lx/U5o3KrI/Gs13UdX/e1l/3sZ/yP97/3oMPDwARDxK8gQP7xYOXL2G/fP3gOXT4riE8ggvhvXso7+DAiQwhVixIUSNIhAYFUnR40uHAkxJdVvQojyK8k5DirZwpkSHKivkQMtQ5cqJNiAo13lSI0afHjvlcDr3Y0GnUmg8r6myoUSZQqSUJeuWI8ehHhifHTh0ZEqfMm1V3xnMKlSvThHCt4hyIce5NkA+z0vRY8ShLrlFT4lQYceHIqwoNAoapsSHfgZEdXvyKE2k/yQc5Xw7Z0athinazOjz9VXRI1m2ZkpWZ9+rdtJiZYjRZGaNOw1Mfq0Uo03FUmPBG6iX+WepdsLPLhsRN0TdFmwaP+uVtUCpyh1t7//NGHbHrQ77k++JNSFPtyM8Ud1staHehSpnsqRN/zBn7dqvegaNPCjOp9NOupvASi4ukosR7L7750GONpowInHA67T7r7C/r9AsQK+Ugqm0i8GAa8CSfEsMsv75062kmzQZcaCL1MpswNphM5M2+8j67STLjPILLo8r66YeQf46M4iJIiHzHJAw9Y9Av8WICsZ93gILvISKt0mu7ydrDjTK+PItLL5WcI9NMiDbDqUvP2pJtSS4v6mfJKyG5UjHu6IxrTR7BvGvCvtyM6iUynxQUyDpTJO/N2xLtMaLAHF3tPClV4gs8ymwTcaqNblSLS/5eI+9CRtFb6c0IcXttTP+3xhyURjc7K7W4Jhs9LrPUprSN0fzs83NAYMXMzcpP11MUOdn0zPIj7lJTVtQFXRv2U2Op/dCwmzyUEtdjM31ITp02I+2z3zadtCP2miRrNjk9q842LD+SLTqicDo0On2tqlUxfGnzzLks1XSyIz63jG/ZBUEVVS8iDW5vyzZtpTPPMJcV+D9Pw8Us2n8Dg+4he20b68YPkVLzy5ayPHdixVruuE+RO2Uy4GU31tRfdOGk8dAVm1U5sOxsFZFhvTq7VuhEJeNtXM+0mpTlXv+VE+OIv5zQtc2g/lfNsTBdNGGCAjaUznSrrJBKefHs9terrywUuzmBqtq2VyUtMeD/T5EL00qTOW1QSoOX3Mw15lIVbV6TS/bT1fyszNvViDOtdN/oiIQcPKglV/QmPD0VNzM421Xxvcmpruo3Ltd0EiG4rtznyH+2qCy9j3+e2MlmE+ryaAKr4rsp8DyVufdORy6Yyi+P+1IubT+UMT2RXiuz6GypJumxlFW9q/hAYR6S5sgVD7XeAX0Du1buXs2reSyHX1/FeP2d6uJG2bc7zjkJDTzUb5dVSZ829jQ/0UpTpYMPpiLkL/bUBHgk+xCwZJS4RjXKS8Z7zVigdhpYhWxy7UvXU0AWo6hd7oEvGZmz9nOQ57mPNL6TG/dMWDuxXa4zP5ESe8rkqwoSJVaq/8OKCNPGvKvNq3puklHTvsIioozpgnETWlP0Y68xQe0sBFyOQrBGpc14imdVIiK0PPU1m/Vke4IjFK/Qwy21wdCI2TKUzKpEMxMpyjkyi1eEcmOy0wStY6I7lgV1NpdynQmAO0neGEknSIhFqmTIExPZdqUr8sWKXpHqI6ooRha3/Ixnl6MYBmWSNZt1sIrTghBmelicCOrpfMO7XtFWdR6t8ehSerxbJ5dlHz1a6ilzE9akMhTIDxZHOJek18+4laWf8NIyUCvU+cropGqtLDSwbMhjthC7I4XtSi3Zoc70978UbQqU7VJO03BGvGhhTEWS7FyweBUnlEnxj9UxVv/oTCe1lynQbqyjZfk6mL1y5u6LroERF6P0H1gtyICZ3J2pPAZOQiIqlbcjlc8qCpVZ/geCEFthBUtZPpPRZ4R5nJrBkJe2qXWRkwBtIuFamcmG4iylLyXooTh6uJWpEEq1fOgi11grD1pKfzM0mi9deKs96Q6SAEWisxLqRWHiFKDitOA+fYjML1pqo+/rHlc35ERKRSys5HLUN4uquwXK8YXSklsv1XQeMooOWblq3C4VtTGMgfJmZVMis6AzqqmJFK39+mcwB8fKGyoPnkscGC2Hijr91Quy+fGSnxI1SYsi1KwQQlev5krP1sgPXCl0F8+KGhHVVXZT2tnNqCj/t5cpNVCT+ywbAQtHP04u0JKHCxQbW3ioXOEWsnP8k+RsKzkeJtNvcfxTYvsZJyzFR7NSbRwx61nbs/1TfXZrSD+4+Y9tbImVUiOptb4X2T3msaFolSM7OTUvK7ZRcCdTmh0lGVv92sWlT/TdFg2JO0F+b2tkO6sdVYeqT3ZvRDAlKN/KFbPYqil1ofXXhA1FOd9tDosETKCjYBXYYdq2vtKiqQoB6L8/6u2+GszviL8TObHNr1lnkjB3r5ghFF62sEp8T4BP6mOOZDRS0TQUXqHFw+Cl0YVqlGVx9Lcf6OYNcFLUGkMr26/UHXfGC7sNO8MJoyZGCaporN+Y5XlF/+sdkVErhRgHH+Vir0WRkLmt4EpHa9T7YVeAzkWsdXHnz2kSddA+FaAIU7zBixruW8j8rjytx16AYY2KKyEruPwXyYGGzJ09640dnzLXSvZynMBN5wop6MMFh7V6aqRY6zT62r+prdCF9i1K2yRNR35WYEHs04m5N07b/ozFp0OvlI29SQ+TuVe9BDGYyYXBV6ctoRO2Foe/HN/C0GkesuvCUtJywh6G1r17U7beDtxY+8RxZIFDJ1nrmm0uQrtbs4IIWLUaaz7nGH82xrW7DI1UIVcIsG72aQ5JpWjshSpa9gMOSdO73vwYcsD23rTeaHVJWRva0+dFKS4dxe/Sbv9yviI18B5Teexad/pwF9ypb4Pc57kBtbtCfaAmAwlEGpE2xOlzd6Ic3OJXNuzQfC4jvWsa2KxZFl9LJ7qtoanQ3RVFyOZkMsUj+1Pr7mzlvnzrx16dUJfrLtv2lnC8hDiv3eavX2T/7HvtneGRazTPlbb1gQ+s8MauW6NT73IZ9+XbnaPZdGhlmiD7rtNkCrrrgzyVAx3+ax/njqiOhmuSq8rrBWo6Y5bMObjU+zLRnipQT+oi013c6Kezfm4ndq9TIy367cZ55qkepBw3pzHFNfW0FD6eFJ1NZ6MHj0jjJZL2gDkX+ZrVyWgDNt3LNXWBaTL2Ckr2ZIPLMtVeOar/hMXvKldaMFIHXnJPvne6Eas3t369zH8ckenwSmtWnx6tkRI9jKGJwRhGen/1q5EMKqDogp64U6PXaqi7o56CIzVpYRoOwqVN4zkEexI2Syeq+rMEPDzYoJ4C5DFpKijJE7jGA5hqGcGeMzB8yawYCr4qSy7kmpuBC7EfQq+eWhFzCyjsE0BHc6Zn0bypsy3x4a1wQhmpSZy8kS1mSRMYCSIk46nC8yEz6bx3wiTa6hZ0izgCqzhiIiixya6x85BFm6kNuzWvqz5Dc7E94o52k0GJKjfZ27csbKe76zzdYr89M7WqwzuDAyksjLwwEyLNuao+Y66V4i7R86play+B/+soB3Iuw4m+05i3fzMsubK/eMO4ZVOhUXsxEmSxB/OWLfrA78uoQrIspJo7L0GJbZIdCAsZ5NgK5WCNfIAEWgQJIpGHhtgCpoO2M8ELBNQr5sqw+dG2aeqyMlOpz5u5S+Ohj6PAi5MsXyE0R8Qfi2K0dgunFvuvhfuz2pilpBNBLsy10wO9LWstXTqvuts4rzKcGku2dhKILpu5iovAWiNHCrwfkhq/wuo4EqTAI1IsRLk9miM+/rpC5movTeu0B1I5RgwtrTqlw7K6Z9PBKmy/xBM1ZdsThco0TMurl3vBThSUoDCrd5o+IFG+V+Qn7FOrkmqdPEQgJZIfTUREwv/DQRuLw5hZGDeiQ4/LKpTzPY8aJEfzRZRbECvzEJdKvYtsI+EbGsIjuUSEyZdDojpjQryLuWasOfrpMIEENUzzwnRLn3ZRJ7R5EmkaJu+aydYgvSisuY6TvY/ZuzCMsTQksNELvD6DOUBsJNIrP64QLrCqkloKwOU5y2ABsshaxmiCslbBy/0CQCJ5HfGSnSjoS2vLE7awRMD0iVp0mO+4O0GsK7NTtqmEsFRaH7ssvDmTpiOsy8iDNqpaJaEkHnnKR5SzGg5brF4UsVlTN82Kvj+MoSJkoCXssYxKnEiiyqz6s13BPzByzNOrK5JEREmrqmJLzc6or2tkPsQUzqr/VCSYSxkPAZYYpDO09EDOJJWYWjYTQhUiVDEuO6obwzgnqjA1Y5wDKxopBDVz/K4aekejQke2ipU1xCgoqi/DFCkDEknfaUeLWMKj9KnzY7iTfKRKvEGs+jgfLLopMcwBNT/lOztFLMqZKsBdGbsKFLHJe0mjdMRV8kjJgcTLmyyFNDsZtTHLyrgLy64RoyAoFLiNvBQqyU9Iqz++DEQFdb4Wu81VyUY8nE0tzEG2PC6vq6XW9LWuXEn+FEqCvLyOOjpXgi5o2syTe6mN+y9SBMF5qiVdykv0YAxIYMVuOkyb8ggosIEDOIA81VM+3VM9/VM/PQAZWAOaiLIp1LpF/2wffxtK/5k/96Ok0Hwz+KtSIG3I31TExGrCRVzNDM2sayNDCsXSNBPATJq0LNyyTjVJlWRPMM3RllPHIUtNEaw/FjM1sGkwSN3Ce3RR7ZK42fAYo4zGJns17tzPS0xAZkkj2ns6hvLEHMSeX1SvtNu7qJlI1wNS4uKVPWs9hfNRrCKLyGwsFOsszhwasrxC7YSwnLwo+xG8csrDghyKsrtLekWwhNxEsLPWItzImySRCaW7F8XH3qw+zLuotNkuw3NNdtMpuvwzQXpQmzRNFpyU2rsuU3WsUCs29jvKUZsOuxQ5jRRW7EpX5AomNL2uZPMoD5rRG91VsdurDgRAiP9EKXgMOI1Tz73s1b8RsrS8VlRDMepU0cRJvMBZzCDzng5cL7KET804vlbM11lygBcA1D3lUxvI06z9U6v1UxtYgUIqzgCUO5BUtblAWTxSJqAcUnWdqg4kq2RUt9bysbni0u0zS+KkyL8kxGyJVxnlWML8zdSDoLACmNczzgFCwusyQ7Yz2wU8Vg8NTIiVKsAyzzVNwn+y2O1spbP1QZHq0A3ixAiFKKvC0JKrR0sMOWj1yb6CUYaht9JkR4NyPFkZooRzT9jNwkCaQ7nFV3a</text:p>
      <text:p text:style-name="Standard">UOenUL8PlziPDWXJ9pAEijzizsy1SQLbNryV7xu680NX0xRQNxT9htGNkSE1lzE//zRmMZbTEDV/UIx3PS6Z90q5BvNG6g1effMaMU8tJdVcbLdiR46+IzdCVEVJFNc+dMUdaLT6aodTeIlGnc5zP68Vc41H9Lam6Q08NtLLorNt+XT3tRVXn+L3QTdDDLCxrRUNXk9BRxS4yEkGI07oxIog5/YewGVYimVo9FYAj4IAZpuEatmEa9gKqPQAHyIctoJCJA61zoabssj+P2kAlsQl4oAGCyMU3UtsyyzJgJbJ+E9Z4LUxCuuDZPd1YQ8SedVxSdF4AlDjVor8ba7wo3jlKTKH3+s1XmjQqyuJETdsGwd+5M1i7ZY4LfqoHRSd+EsZeU1d13Uq1JWJYA85A/zuv/knbcfInmKmzxhIwxv2tfdyQD80wpHKo35xOPsLZagnk05FEW6tc5PLGGBxjfIIseGvGN81gOctUONTE1rWa9qW7yyxk+WSlZPQ3oTRYNGbjsgugKEIhN0ZMFPViN34wkIpEzUrdwZLQtw3eC3TYmPWjM4Ke0PXF7tO1AavgAdShQ9lGYWNWepVA2gXXcsOpCxFCZGZStFMQbWasnFVPwyJgP5NZDrzE/zNXJDtCTuybNu3NcTUyQCOgR/oXLUE+xQ0NecDTA3gBQ+iDPtCHiaboir6Hib5o2ekDQRCAPHWA2hlPsZW+rWJCZJYjizVV6WChHqGnNOZdkEvHQv90n0/2Lp6sO/M1z0ftYC9rXEvbnxTEvBy7NrdMSTqkP89rNSEdkaKeSqfTSuNCILVTwDKuUchr5su6sKIGtN1t33PTSqiUPmoLM/UcJt2rUzbCq/H1Lp8pyyuEoocl2eBkPq6GvD2BJedFPI7lthUsS8Rdu2T9rTTMauEULIHtKVihSE6tzq6+Sww+ZDsuzlEpZYC7QZ9raj2U6qtm6lfGXWMTRvhTXpoLxKHLSCUswYIGlAHkrMV+wfFZSiHtzWkLNb62UwdTl4UjR0GcMbmWm8EbYNse6yeq6/YLtowSZMeiKuIF6Bp8bByL3cFFV7tOtIAMwL2N4nM03SoOrqT/jSjOJlDzAbb7DNfCCJO42IIukB3aqVeGcIA5OAA5KATZke/5pm99+IeJNgQRsIELWAHMKWm9Jslv9uXVY8zSkzB2uQuhmjSXSWxTMs2xPCXqrtOeJqdfvdUzZtpS3WcBZNt5pDXro+Jbo7Qa86c1JmJS+1QN5TPKnkpqdcXGxtSA5TjuA0vKQ6C2pOd/2uDsVVag7VEze8Lb5EJXmmsBVq9W3TpAvtvBZGaEPMbKY5zSGyc5i8ib3hDFW71P9jCFC2Xz7O0UBykLb09IOdHr8XLdzay0FGryVJreUUAq026csmsEJcB01FTr6eKpeVSiVB6Gm4yum7tF/urKpshF/wpL4ysxRGHVAuU+d/w45du3lbPBxMxujww7U7Ym9bvwnzZtK5ZWZEW26DIdEGzq82sl4K60MIRjz75xA9/NTJUhPHbFRk5UcNJbTGXZVo8aqQ7Wy3jabhLRTnKAAxCAHbjvikb2ZLfvib5vCgCAA7iAn+CeoVJqC+lsFufslUCAD3gCENAA1LAwQORDwcxG+xXyWLby7UPfHP9IutVLpwFGTh/ZyATacXTQKAlpx9JNg7z1f/2oa07zwAVrfrVtd4cnbjNBYmVzMBTu3h7SoL3tD7TORO/Dsb3V7B5HzXZd95WxZpUyM0zV9TJETUy0fE5NlaVirqZkrcM11i54L/8PuUwfStSmMELG6R29Vwseyw6G50My9VHxXr7qQjLe4tthSwD+bu8uY97M7Zaq2OIsUiyTc8+lL6+8Q7720ovNr/tCXgJna2t7FMoFcCFc6+f8bzAkXCaXTUrxc1WfavKtJz8n5RDWtwHu+Gg0xhm/ZKcnyFOS+GE6sgZk5tK0YFQDGw8D7MteKxJRtGF+ljmzIjpJ6ENzin64ABsQAEGgaPrmfM4fAAOwAQfob8CY1xfXNaCs7Ro3eLeTiG23BxCYgepYAC7YATWwAC3pSJD06+YkSeHB9PqEySfPeFif7aDsQqz+xZBtMor9ZjE6T2u9bYxdsibc+5Q92E5e3tz/4v3LJcAHFEB1v0dh7BPBletTCnL88ts5aeaiPPmUzTFz5nsno/TjByU3qs0ranTT409GNXXvL26AyNcv3zuC8PrFQ9gP3juGB+UtHDiwoMKD8SAdzLiwoUKCBhFixMgxIbyQJS+eDElyISSULUVqXFkyo8maMyNCFHjQ40SBPHme3DjTpsmIDjlq3NkPYs6lTn0KrUh06FGaDiPKhFkxqk6kUTM2hPny6tWuMVneJDkyqtq0X7GiVSl3qEuGPylqFNg0IcSEPgtSbPq3rNeHEgfDNQz1r0eKBhs6Bly1J2DGlTcirspRp8Sme7eiVOj5cESzYS0a7eiUr1OlfiND/02qcGVCv51J55UoW7NbizAhW51asy7wqVKD0qwrnKpx1DJno336tHJksB/Bos4Lu3TqxdQF0mYrXq/4s1Zv11b9XOCWff/eb6s4EmNHKAcE2NOn/z3//v7/DwDAAResMJBztyXlFUljFcVcSrkJJh1ESsGDwAdhgKDBQWb4YEgYVCwBj4jkKRfagsgZBVxqr+1UXYrWKZjYVleFxyJoMoY2WWOyyRRjb9C1yBhOpSH123l00efQWGGFd6BaUJ0oXIlGOjUadkkWieJkSlJ1WkuJqYgkcy4pN1OWx33FIJdqajWlmEkCOeRdltHZ00RKRTjnnZJhptta1mHm4oR3cv/HWnoUSsjdaFB9RlZhcXrnnWHhkRfkZZkRqhRizzWpUmqawsZRX/LJxhRWWtH4IlethbmVqZEGNuOMwDlGKKdCDRdXibeRh9iiVfrJGaiICfmYYqT1iqB0dRp7o3mfpokSUqeh1WqNca2J4qFztRlnglTNaNOjZBlFX5QOMuksSA5Gl91sYoHrJprJrauqkmQuF2dtnu774FRe5khUk6r2GNufLr52nYyTtVUem/7++NyzQFEWaWuzGrTklnD1ul2yT5L26sWjslsiPBf14957XSQ7oUn5OGCDAJPop89/N988QAE2OFBgPPHqOlyDQvF56KnkGn0iZPlYqAUIMxD/JM8COPSghgX9bDHuVpveluelHU375k1iL5dvmfn+lCm3Dqq5rsD24sXnhLXO/dFKjUpk26+LcXXwgc+C++xngq3VmMUJCstryN7iuGKfH+Uk6mGF4SWrXbot/KmXYn71Z+aOmnnWwGURaVa+Y69ql+Sj6iSuttViBxelkzOL3qykB5k37I6vtCO/xwldctBbnsl2Ss8NWmzFdl4nsElhW6toonxX5Xzgx1HuWuOGZZd9khqHveeVqKeX9LyMnytl8A9L3xV4yNI9OaAHJmt3anlWfBlqlrkbueH5X85+5Eqe4gbVPTO1DHNziwmcekcoU9nGUkIC3HgWxxnbXFB2/y8yV7lAxxI3NWdzRTlXB9dWNuNpjkduG9PaiiSxMEkuWbLh2//e9623YJBoKkSRDVVzFp3Aowsq+0c//HTDfpTgPoKoGc6ayJ8BGIBn+XALlFK4wbpga21ds6BqwNO0DDlEHpDYRkZ+9p3qbCZuorsdtQLnvYYdcC0NawucUmXHGCnNg3ZMkbAKY0IuRcdEQ8IT5jC4tM5hh1ZdYpTi6scniI2wkF2EltFMNSgIvkhFsNJTDQu3NVIt71j/Q43IyGNJ3ZELkiwk29j+uL57HQ2UsMRX6L6XlG4dySZuOxu69KjDzWyxiiTrogjPJrEsgi57jwuX8dIVO7LoMijXev/WguDoR+O97Ya8aZDn+ie/5RnrhMhsm7SC08tofvCEDXqYmsLny3cuTUWs4R4MPUixCNkzVIlM5f2MWLpMUbI7fRNS8hQ50O00aVofqZMoNflJ1e0QWMxSIwyBEk/lpS2ArEqgNm83FlASxzfIaRXxDkgqBoHwhj1iYC1VGU05zsWgiayd/yi6yeo8D12jLEhJUsafIgbwUu+IxxpkVg8mOrGJARqQz6b4m4nKEBItgYc85DHFEfWjISUxQ0lokBCgxkmMLSHIFlawjS9qQCFYe8dUsbaFbSRkC/HIh1V72sO90Q43kmFS8MaJzb8OT51lWqE6H0TYkd7wfQuVXov/HMWT9HDmV/gT4O0al5Vk7k80elVdDQHaWOnhr3xWdFdm3bcnSfERejBKnNF2I0ItlUeZdvxSKuWoOc4A5XRYQpxmOZtG/tG2OLvxlifnVKsqvvByhHzfrSJquEe+9pUc7NI+68XK3cZzWLTzWHTpUh4NEiZtXkuO9SJ5IlUZLHbpIZn3zOksYGZHY9v7E20RiSts8rK82v2sxRh5Vw3+amD1y9+ONFvgzJ5yNKPCG/Im+THHmdM4zF0RBw2p0XkGE6Ct9Qr+DCgdapKKWrSpY5bYadgIo86N+C0sOpH2KVcOVqT2neOy/KkpcC6MpHLSYUB/+F2NTMgh7fmpWRw3/8UL3Idm+0kqznTGM3nAo3nPVNc8cXuQrG4BNdvI2haK2JAIDUooU4yHhTAEtZMt5WRXXkiWizhFhLB0t9A5lCJtOVpcdrOydGxtbEl7PvWKp8EH1G8bv1ROQjEyN+5zp2pLvMrCdvd5GWRN4tZoStUMc5/HBadQLapcH0JnlI28mGHADCyRzfa6qoaXdMW2Lr+dNH0ntvORLKdLWup3utmjFSNRvRqOZfiUJILW9az5rVhlK5qoApMqd/e3xmUQdOprZnW3VN8pz1R+Qq2eS1H80UP/ldXQDDd1XUk+Hh8b0Cq8m3qAJFNB4aZzxaqn1nI3Q/1pbT18ZB6fTONYTv/bMHwgY2itcAfqZtGvxsbVtKVW6zFkYVqBiUruNYMbX8Ryk4ImveOqyynbDbaS3BkX7u9W2untHvi4ZyT4vAvskZ4OEaivLGJRZ4ZUJgNoZz1bCHJM3Bys/SweW5hqPt4sonhAWc1XnsyoIpJlpn3AaRqCRGoW8rOZxEMmat4ti+NFH2E/EOIKLmC86fTwsb8P7C3foiiZDXLr2vI0YSq5LbteXzhq0HxFXunRhoZrLF4WeM3mzecqLlJztfjV1fZUtYkd8YBrM88Ni7asBnZekX8W7z2vpljc5EnS+igxuR5bvlktSL5rc32Q5a5/MffpDSsW4I43EYxvXeOmmBT/9Y4um96W9R0jwlfw08WRrnNDSDoPmnQChLXBm7s65hE4rwS9fSC7fl8dsk/aK36QCxlfQn/Rkq/PzFKk/Zyqjk1/Y8rdnPgVP/O21NOvqBra+Al/nUNO7Pf8czBFVl9kwvXadGDUxTifojXS7x3F8uVe3wGNRg0YoB0T0ETgW/xIKqFKXMWcraxIPkDCBcjMEi0ZzvnHADgBU6VZu/AY8oEEJFjIE2TIAkyABLjgDEBBFLwDE2DBBBjCJIRBEfzAEtBAvEECDMqgPfTAD8iAhfTA00BZP0zNDuiABVDVRiiBAXjIE+xAEbCBDHwdKskW5RSZpYWYL41OduVbjvHW/7qpiwXOlMrJUNxATrvkSrZ80IxR4G/ZSSnBj2kZ1xu61zvN4ciZB4sZ07y0UfeF3MOUGAjh2r/xhMh4Tdqk3QFyEoL0n9udn+9VCqJ5RaV1IhzGz6U50sZFy8ylmPyBn/etVMZtz5wVRST2SUkNCdh9WkRdHHaR0qiJlyWq28fxGbflVE7tmyPxIWVAFDApD+6JD7+13uBwEd6skRo+m8nd0nDV1qxh0bdk3x0+kzCuicd1VK11m4ghUqstm/lZT71cnhyGY9cxnzA2Iu8h02FdG3jZycbExo4ZW73dSO+EyvSJ1rMBGeYQI/RRTMFo4LXkF/jdl+q9TUrRFlH0w/888Mc+tA7nHETNKZnNiOAI6lzSbZQbSh/PWYgggEAIoEAY7IALphU8xEALeIgWhIEW0GQRCMEFTNFQQcIDtIAM7kAYPME/PEEVGAAO7AAIGMFDLAAXaEEUnsw7kEFPPsEThIE9PMEkVEEAGJkAsh4c4hh4EKJ+ZVE8dltgYZ7G+B2VBQt3XAV7EdJALtfZ+R62/ZK1gZ5rBVUCdmUmPolITli6vdeNUVqgYIqhEBvCzB4asmJE/aJwIdIX/tvlwOJjzddC/dZF6RMKvtMYKty22YtmJUzR2KOfJRBrmeNg0diIeZt34SUodtJd0EgIRaO+PI5fnpzZpdd9ISO+VRv/ReVS6MRfLlKXfblLjgQnYeXXQoalb71m5XzWQPpa7JTSbRZX5TgQTYWkwmTisfjPd8FR7QEiqJRaoIznaGgeKAGgBnLNAg5iqnmLue2eNO0SA06bz2nJx7GNMbXJsumeIwJLsjWbsQHbAuGQ2/WRCvXQ1RVRBmreWCCZzYVgR77HUjlA0WlVA7HRTJHZhRQBBOABBpSAEgjADGwBT/ZAGFQBG7yACExAFtgDEoBoF1BVVErADuzAD4gBFvgAB/RAERTBEp7ZEOKAPUQhlJmBC6DAUKqojnIABAQAqp3hXQ6fQFoR3lkpqrgTBcZaZXGcLKGSfQajSG2O4vhjHCZX/+Zsy6P9VTG12iSB2I1dkobdyE3RkMol4L79kP6gnHVCn9o93L2Yo5oi3nUl56BmEraJU8gVj4xUCpuQ5UvxU+/9CoV0ogCinO0Up0T9WL09XFSpIB2lYlrUETcuTnuam9nYY3MxTi7K0DKOj4kdltytphaBan0m4pvkCHFyKazBH13iZWpZ5oHBBdhNU4FWCodpW6T2E4QkCkRpKV5ZicB9XyASBlx61qqMHeFMWe8pn0H+o+50TEMhHGjkFH2R3vV0af3Jkgntiq8yU91BZC9d02hN65rCKSXaCWugXW36BAbyRxQkkAFBQs2BIEdK6IRGEYEshMvoJwpBHVDiQf8ArMAKbEGWMYELSMARciHVwcNSmqQGSNU7eEBKuoFW9gPVMcEdoABNIqXVLWVTWkDWRUAe9IAxBEAUyMM2QEJZFQirnpr01Yoh7WKCcREn4YVgtamgnmUe8U4FRVBCDuMnEhIkZthgdFOWypiV2ku5vqb4pBGzWkxANu215KOpMCe0jMoLUYz50aZzjCpmeem4aan55VlkaSIAceblGOaxdpIeceoeDeZzhaF4LBimNu3ETA/v8B6tpqrwsctm2u2rbNvchdSj0NgdYdS3SiIClqPQBm2POSfchQ6ExYgfxu18yGI1+tyjniWusiucaGeGuVbmEtyw2Bad/qcxKhP/biWKAalWmuAXs8kqol3MYhHrZ8YO+qlRsuIRmjpbuxhei/3LHwLM4pKb5aYQeKriOVpO6AUgoeJZqjiQ+UwjW34mhs2OT73H0G2rSORDEkGowR4shSYdbPFTqjXNDghBCeTDCsDDCuRDDNCsGxgBxy4FE/iABMBoCWwBGRiAAsMADUCCQFBdVPaA08xASeTD1BCpBcjDhvZAFDKBQYgIJIjRuR7uGHLvBApk6Flenznv66gUDLOb0rpO542TILmc5fzYnOXwtKEitxhNpc0pafSeQnJHAE5WwWWX+UJn8V7qE9fU5irPquVnrjDi6PELidHlgG0iARmcj5Xmz5ra/9pqzb7ybvL+7Cb9WqbqYS+qa4eVKnGCab84Xrdu4uFZsXEUq6r+oqYq4zWyqdcpqh6DqfaNXhCDI8EkJuAW6DU+8pBIauWRsWU9q+5cJ/BZoyQnsaYa5pRRbTPaIWCVW1uCzf3KpeTer3RA1qW2HLKx3T9KK/eZKjDSLSl2Ket+lCDX8lie5u/Mph7ZXQ5Bq7Z1ljLqCZqp7z9EAXfqBkYQlcxQQB9EqIQ6WYUGjEvxUkM0TVbSgEAUUTyMrP6WQBASxFIAAhfswB40gBlMTRj8gAXQFZwhRDo7TVIixMuygQVgRNNQwc1axNBxbAxp6hjj1u8RralNMTPmoS5qbv+kKScKad4sE+TXamniPAZuNvQS02Wv7s7lRq++Jq5oFZkXe62yiu1gHt/PlooPO9wmz+Y0zTJFyy0kN94eLdorI5xBWeaFrXHbzi26zSKBYa0Zps0xiS3Yflje2d25yhO5Uhvc4M7KoZG15aqfJZRJ0a7smV3kQVI2Rs/6tRSGwvHjgRTB8CcFanG3Ia0Nr5KNyS60VGJXL5OxHBJuUod4klTliCKpPWY3SvS6bidfT9IpxdFwKfEwCnX58gh/TqlfLWIkNWCgUvavfqdb7+ce3SUP93VfRytWS7XnmM/TVtcnu0qUYU3MyRmG5UPNHVU1d+Q196wg4XLY9HPUgUD/AFBd0j1AAnsz1QHR1DxBFJ6AB7DDL9RBOb+Dy1TIB8xglEnNkLaDFMaDBdtDyZbAV/1MWvbmGnkYTC/2aGFtPyJv89o0RfdLZePwWIuJ+B2iLR6qJj20pMglR31OORIylm7T9p2O4mlmOvUcCgXH3zV1gbMLAGruV+4V5UnMCckq1+ElZesyC/9wyMmOeoObbfPSWWcqgKYjjUGVMTeylMhJgk/WdMDtebNhf/PTZHrl6zHjpj2YIQPW2gkraLuYI1/uaAbmhXvXKoZf/ZGUINoehQMnKRsahB3yHHpOGd81uJJnhb0Yfyc1gDfkHkPMPK7SwaynPnp5AcbtnOpf/6xAXvcqHzLKHoLfuI4NjJoHk4z7Zd6YG2T7xjJvw2sNkgfG78E+UQkqrIjQo6ohxBfNgE4exAMQgQTYg1VapUxqgVViYTxfrAKD6NC5GTfjtoYsxcvG88lAAhBMQA9gIQQAAIHEB9g84jPWGHNS9dD+dHoesyvfJq9QZ39BGOkCio1EW6XWcO9yZWehVo5jn7p2ODst5LLyK8R1OD/2Je+yTl4D262ItB/PV4f3uIDuYzjuNbnwoSybR6UiikUJ7tw+Ndu2ckJzOCdnVCTjXXcymOi1Li6pi39dolfDV6yIDFKjoNYisb5RMVcbo0ujbvDYFuhdpJVP9MZwa7VzJv/qyUVEr25bq3excRHiwvp2+SwRq/kZ3Zgask6GyfSbZtN7VldGK/al7fjsBCC7lXkZMrbF+fdlZdzIhxRyDrPthWOg/5Fj8tkLD5cegp2VUHIEGtRor6FCnbVPAPqQrQzkjdDAfuDNze9HUtW5aTaQQBlawUPFbkE+RIABXDBQhoEgPAFN0qQ9hEEU9rYEZKVchXNERABuz8CELMAfhDB1Z1UEJPo/qOQOqIECcJWWku+hvu0d8zCIufx4F6COWbv5UK3aQXFjndzH93RQD5doyZop2ir9XS3m9hufOsnd4jVskue9a4e445ii1TpDj3ExG/SmPf7imBr6Zk7XFq7/aX/3jklu62n04M5QQw/b3gGyQ2sn0hutkJOi0SIXsZ1qS3Vv7wO4gceU+MYwpMD5sa749kmFzNsw4OHrvwcg9qcQ8/Uwe9IrxyGrvxFmVaeg9U/az46OXPOa/rHlXtOQrx818GbT/usx43gxQLzL1y+fwH7w3iFUeJAgwYQHDRYcODGiwIgNJTqE53Aiw4wSH8Y7CCkepI0bRSo0aZJhSXgsTzJcmDIkxIUnE658+dLlSpcyH6KUKVPnyJ0+dSY92vOn0JRDbz7MKK8f1Y5UsVbFuHWgVa4VrzL0mlGhwJL99v1T2w+jwbITLxwQMOmfPn1q8ebVu3dAARsXVvTb/8KWp9KkPXceRPBBC4gZ+eDJE2mCXBMIAA5knnNg8wEZcy7QOOFDApIANLa8+xlvsSDH+eLJW4DjiQ4LVFfkgyQvRossYXaEASEjX9ixWrtqPS4ya3PlyJ87T97x48XqICl+5Bq9YRcrFawoQlwUZ0zz/USmNJlTvfmgRtGjh2m4cH2S9HXWTA9VY/yZQIXCjiPostPqpPVQwi+xssp777z25tspp6WggsnBCUnyD0CbOIyqvA7f20+oETXc7ykSnRpKxAjxO1HDA2E0CkGkeGppQxJFVFG+o+zLMab2ZFzQRg8TCopG8oJKcqPr2prOog89PIzGEDl8ajUpobTRR///ivyxxCGDVPA+HvNr8CaPmlRySAd9aogqD1</text:p>
      <text:p text:style-name="Standard">/s0CaWaIKTQZsc1NArq6zrUzsnqRuQT+32dDPNBMk8T6VEFTSSxwoZZWpGIb10CcNE8TzTxRTD+i/A+KyEb7UwLa0UTEZrhBDFLuVkUM2CGoRVzoye+tPGrGIa1KJAj+O1oVBdfCqr7AxyTlhQW2W1TjDH65G+PO9UFFkTM2X1v/ZqghGmg7ZIS61trL1oo35KkIsuu/ZKdy99+rLBAXnG3VTNB6uCZ7HGNEgptQd8aKKKAFaILR955Bl4ixUQPsEFQ5DAoIQtBtuIqtmE02DJ2eyxLR6RBusHknyY8OCfHnYQQgH/a5FFEcAJ+ZN2Ux1TDDVaaOOk9mWRumAihAxCYIKQDYflLuiBRCK6v6GfhG7JbLP9EkcAxSxVTExPvDBaseLraMSme/Vz14oCTHKg/5Kjirk0x5aKo10HZHIqQ6d7Lqy4B90u6KHl/rW/OmsSELuHzO4PobG/pLvJttfWztRP/+6oaGUTb9u6vXUcCyzBlaR56QLJyvPEI1GFj8RC8S57O7+hK7TqD31kmnO0u3QUS8OCDTNSBQk8/M+LpDPQ6XDPnDlmqKyWc/UgQWxcx5dxoojsr1l3uqFcuSPcaCJtvTtvo1VVakf6dgwyT9M5f5LKJSkvlDqwJq9u8+kll5XH/8zrI0pCaa+2mculpl4Zf/FRNaaoeU9mL+pb4ngntNMt8HWO+wqsAFcvSHQLL13oFKgggZ412EAAWlDXB/Wijwz4BTAe+Vr5UIeee73mHQeBhxlcgIKGlYAlhIkHPCIGDw+gYAc6UECGUmKGIaCgMY8pyQK4oAXbwApexUHJAv7Qgx/MAH3HId32sOac3mkxdadrH/v8xjZfBQ0euBjCAP4xAAHwQFA3ahkGESW6TIluQpeaGu3AF7z3EG5ZMotg3FBHrLHR6Xuhc5WZ+KOqQtruRRYKXpk8d6N5gShLKXqaqbZUO02yyJCnEh2dyCPAxBSQlHFyCuiKcrPwUe1U9P+zY/2ExyG3IRAkUJKdfShEL09lCJet0lLNUiZJKN0xgAty5XnWZ8kNrQiXTKukfqoUzNVN0ksSg9sD0XbNQClPQFc03Ey8pyhRSokpc3qUeYg5o5Iwb0evJM8cq7m8rfQRIoSL3oIQ9L1Sna+R/LvfpdYUSzO9KnPy26PYEFerpBWNlgns1XaC98vBibGhsmKoe1S2NZV1r5iEVJTmfqk/ag1vVJ+j1Li89Q+2yEpxBXPAAV6QhbrcBYQffIIA/sIcl3mSQZBZocVeQpV+AAEHjQlAFHgyEMLgcKiMgQAMCjKhCHygB40xwkFkg4OMWWBjNFgBQkQimAjkQThGeNr/snZ6tv9VkngDJZKnWmY1lJWHJDwIRCH+QYkzsHF0huKiV5YWWCzKCrBu2d9h6Umv7o0nPekUErD8RyWG8jGaE92m19yXNbFBLiyPMw6y1nedy4nWcKaz4jVL51fVftZ6zrRRGGuplYvWM5JzQ85oaQk/eVnTtPCzaD3hJsbJXRJxbpvXXIdiOec1Da0CbFYoz3PF1JbuhPHDnKeYG81ZCjJ2AXzu/VTkWPF+F4/NPKsB9ehW5EY0os09Z3y4WMD2bsVLf7Pk+QxSKwWiL7HF2soWsdhYQ45zfvd7J/pQuLZ48va17dMdRcv3vtYS65xKKhPy2DlfkZY3nP5rWSpR/+nPAY5SeiICo3Ab5+Bt6o6+8XtPc15CwbU4Ek9jc4ANODgJmtY0L3cRoV8O4AB4WBPA5NObPFY4A3kEBR5kaIEEdvADGQgmg/Bgggu8YIGDMYEIUAbBF2jAEDJ0+QnCeUxVMMYGC5BkAQY4TZiLM5seOIbF3EXd5k6I4jw38L8L/OtqYee8fvCgAHj9hwGi0A+wmTKuLM3al/bz2zd10bbKze1yMUpHjSJWvMUs0nYlC+m2DmhwvjXUndKmMq3NNZLEjSfzgJesQ7rxahOVsH+v50tHW9aEcWtdpmtdYzBel3gsFdd6RW3pXOdIZneUVJYmm7sCPTNWn04ae6uFUf+alRKQuJ0lXEdqPxpndHzVteW1KClrD8NVU+l87rNHPDtcHka7hkWmi438FradaXffbEtGNeInygWbvV3a1i6nuTWjpfo54UZr5GLLa/VqSp7NrlQ+d0tg/6SSVKgkb4VX9aMQH6lO4043dp8Z2uI2TZdxPWR3gRc7+WkoOSdSSBRSSpg8sqUfDpiDDUTAgR0Iwh5EN3rRkW70MNgjDHLA6V8CM+mWJxwmP5WQUoEwgTLjIQSLkMEQDJCFKHO1H1GIwQQE8YQisGEJWCACDyGAgieAwGJo/kMYlhgPQOAACT/wwgvcLvcZbuGtIFVJhnkKs2lJc/H/02QiTUhovBT/gAeE/OyfA+sWb6OptSE/7oIlGmJ3FnOO/V0cml796If2e9HWbF53v1Lqz+5HuSdOsPKkmzv1DRbiEH6OYDf64NgaTerXPqCRh4VZcbWyiqqd9MzPdnltSvTR/ZbcpkMOXAEJD3jj/K4cDdc71lbUunYS9dO6dtmIe3/kpUoupVEbfyNnL7i2BTY1GQ1s9O4fkRzNZ3ylh14A6/1qjvpIBIIkrOF0q3BYDMDwRsQMbN7OaVK2Rf0ORfGSg3pWr/dsxX0oCsEgrq0urMD4T66grUXCaZJWB8TI5OOcjZBKKdpSzM5UjIEcDM8wDW1QCi+2wKMiiCq2IB5owAFk4ABw/+wIkTAJkdAIkRAKCIeLSmt6diXJYEMjMmg2tMAemC4MtOAJ7AEJAIAEdsIMKEYLtEAQdkALomwIPsDMYAMeZqM2bgMOi0oQzFALJwEMSaAHO8pZEmMG9YybahCQ+gwKt6e6Ykvy1ILyWijVDM+E0Mf1kg1ZAmf8SisQ+yTTRgXcqqTTUNCycKvwEOlDhs+wAoVaHJHf4Ce9IM/VFE+xhCmy9G/WBAu28uuwYgKCntB3bCWTFG9L9M24zK8W9w2emAW+sInZSsx22O9RqsZXVG7mWLHUbA3/3IrWYlH2hs36yMIYww1GikcTgYLChOnzTo6SYm0UMcQFJdC54k3EPv+uslZxKKJxz8YRemRp5d5msvgpEiFM8yjuo2ARGFlmvhbi+bgEAWMuFxGRVSIu21otpIZkWwSM1Q6P4wrMnd6NmM7xlPpwTMxJHjcNrVwLBL8N2QDu5VTymK7ttfTGReBFxv4BqXYOHiAjHlbA54xwJ3fSBnryJ4/wAKRhBbYhA1txfwpSMRiD7s7EY/rhyrigB8psBwYBAGSABqKgaHQjBnyAh4DjqUpgMezhNdAsiWwDHuKBCdrMELgwDIrgH8BMNbCP5dQE8bDt3GBOFA0vHGnNJBTxHxgRVjjs2W7x+UKxxVJx3bYN8iAEMZiR9AKyLuHJUdwo+qQNswRHb6z/CRXpy8EC52x0hQZvzx4NEfkATZBCsLM005PUL2l2kSEHavyQJrSWL/UqTbYyk8gKcfqGxyQFLrMebrduKxXpp0NeMI5uU/xWyx6ZZBjPT08IxPcEhLHkDUvyUXtuMwqTzwLnDzpqB+UUM3oe7i7nhcAyBACVUVpwhR698zlzUZbYJivUivpqr7e8yW7y5iNHiQJNUh8X04Gab/UasgOPTXGySdAWBePeaTz5km/asVnSzcS05UDY0RNTZRnrc0Clk4GKy7fM7dMOJcYIAS8II5qyYkK2oDhWgAaggAZY9EVbNEZfdEWZIB+2ISoE8XVAEz3AaSmWZMhSbWPYYtLY/wIStiGDWuggvuqGbPKG6mWdMggSIIEGMojn3iFJtZEQsXM4mXPPNm/FBHQGORATX+IvGfHcjhGdKFSYEIQ9Cmnk4LE6wYt6wFMZjYvPlC0kyusYIaua2gQxXmlaYDBlDuwVR8051wq55CuYgm+kQAkCgYhRjcJN62P01E0dKQ7enDEAWcT9lOmtzJMW01EqfnM4M7NCEyW7NsWRrFEi16rEPpEjQe8bgSn12A0j+TRNA9BVJdVOUcw/o1GbEsg+H6zl8Oc4eUlGPHX0sORSNKdTO8wumQ/2BpJXgcSYepNRSQ4GR5BXZ5FaQbTaMpWRok0D5S9vtnMeg0/2pC2haP9LlyCnTo3nMRf0jdhKpBYPsipSnLDVURACLUi0Q98zrBICLYcsHghvyFxoyHAILZVKPZoiGx/tPY1yIYwGa8YFNiftWj/pf1zIJRbOl3wxJQ116vKV8YDRUFXpo8yUje40/iqRVJvzImZrUROrVtGL3vQTI+lyFHOWxFyEUOpMuD6FTjnkOBjsFLOoerx0NAERdYrsEElrgWaLFVuTsNBEvzbtPqkrWC/pj+LvcQ6wQ3cv1+qrz+oRQUeVFO1tGXcJUiu1ozR1MNuPIms1u0ARNWnTEoc1bLUPXdEW/nIvWLtzALOv1haS+XwJU+u2R2AmuwpQvwawlOj0j/LM9aD/BRPFNJCcr10fyivEFv4aaKHARGvQRDk3VzoLdPnmry65tUZslS+jZG4dUy/pCp/g1kJFKaCQMTS7tAM5FHgRDHrAVtDgZYJSClzMZEyY7CV47tFqQtGclzAGyVzrZvuI12LBxr8mLfki0UAiJL/U6Vk8ij/Nk7zgjTrbcWdv50Hl1B3hoWW9wwqsIGKQMksWLiI3VgrvtFT1dthGxAfvaeO8K1ZhqXiNz04sktTw0UD1Tb0Q1F7fiHIlGPTQlNpkMVx/FXQbDxIDbrnehrJmFWWFLcEcNB9LjYMdVFV3k3tEjXLfEUlgy7r4BOCCdv+OR4EvGBcvE9QqVtYsMhwT/9diB64cL9gaF9IE50R9DZjD/BB+80gy0XSG64aIc9Ay+3d4/8fYeout8CeSUvYaRTVtrqc4r0YYQTRwBBKkHg9Y7NZTr5O+kGRnmfi9ApIo5paVYHeBOXEu3YNJpK6Cp3Ulue+BUQZAHbJgDwLnKqjbtMUlYjIyIANeKLlJJ3nIBuOGblEaeerglMLC1DO83gISecmTFychqndSGJXl3Jb/zq9neZeCJTRXC0gezNQKoOAMIEAAtqAL5jc8bnO2BPF95tMVlXFka6ZMOg1lGHRdGYnfJud6e89o+etWlGb6KItY/2z3cu/PiDX8xnTFXvPkVMw1J/accXTYUkt4df8VTI+s2II3d3wRGrEJOHk3egKZuDKuBZs1dzeSfcHnG0ONIad2b1s4mgM30jpXS891cDu0cHOzQY/yjr8Y2kbCBb/Pi7HGhWWQ+grIhYmVodiJtJr20jp3uvBTEgtE2RTsGFctQKX2d7/IdJG2jVz4ThRp1uRLiHM3bu0VlM23p5EVluLkbbb5NOOZnX1FoZPJTf41524kn3BiJDokRmiCgKCVny+y3Sawl2CJBV+MtrBW5d72TQt4fZuYjnVXqzly0Apg8ipAAKTgHwhAAKzgHQpACwrgHboAToiP0UQa9TgwNWd6tIqxKVyrj9yNmFynpWnRGLWXi0G0G4VCjav/pXNedadc8VUzrFXTC+a4GHH2N9x0UaxN+4fZSX+GZzYDbox7DSDzMubGz+E62OJiGAcNW29FsqjndRqXqbLwFqHLVgGpLYgLrpD/luDM2ByPGyK1TU2bsYkxGk4/WRxZcUeJtXk6MxiF74OlUFrIuKE0WiAZs4LBFdVItbnP+FdH2WzlyfEqTksG1f1oQpy3F6DZmsSsu+PWl4AV956gSb2j06Ay25RiW1RdRSGt+GQRkCBwKOdoR1khibvYdcgQCnN9llI67PBy1qQu/NRWSVSkqboPbjITFS/JeyR5WF6deRaNMx7ywUwr4K3/oRACoQJEIANESAS6QBG+A5jP/9nOtM/aTPb0aNVmOUlWJYqaAtxSFcqd6zMzc02E8xOpqUebFUg7FcgBq6eLpGNDrQcXE9mdZyuQiy+yba+cA8XIObR7DUic8ZPKGQebu5vAV/zO9dl/nPhPhzpUO01S0Y1it/FAd/Nz+6yyC336uBlmTfVqd9O3JVR2A7y3A/x94RYbdTNFalqZQoWycm8+X4akU5ebttxztyOwhZz1Wq6wUrjLRXPQX4ddw9x0Vdu/gxO419XSMS4WVUUj1xpOg0lovdnVg/cGqbb6EPNXRBQvtqGyPIrzdG2JsRpRyos9dv3Z+FtZyfX/4AdXZnoiKZS65w1Vo/sjyX3cPU5nFf+N0OxCHwrACgzALgqhAGa8EPSBEt49HgqAAgoACrrgV9qUX0NSqNE6v63zt1ice+t8wEFcscGr1nM9VZQZUOnKF8uJZCu6I82bsxOvWvd1ao5JVCjQ/w63rc7b2kMHXyOQ4/CV2eTt5BEcPi+R/qJ2uNnN2asJ//xIxQPd19s3Xr31ZKvVkup1ZRkvz9OqV1dZt1naFl+HpbvGhhMPYmfHpIpe3B/VbtWUGelbkDH+EbPVRB4VsA1Q9Kj9xFESiLHnsrvLzx9FffoWkNvzOw+obC9HoXH6vUuSh92YBO8S00+WtsVeJVkejgzOwgFWLbJy2ulNwKaEUhISuLzYlOf/eFKHqeSwq/MGPnwcTpmd84QRl9Ox8dbJTTw7kqeDJB7Y3S7ePQTk/cYLgBJYH8d1PAPs+iaq/asT3iD7cbcZqumVRqLP6wAPs0Lr+PBbosQxBTKZNX23Fd2f2PnRWvrzSID7qUU6NiR9JN5Qldf7J2Idn31lbc/1U3azzeUiFBkNOrMWHVCsixAJ1J6Y+VTSGuvPfeP++dfj9Kz39DvnFSDi9YM3sJ9AggQPDnyX0GBBhfAYMuyX710+ihYzXqy4UaNFjAgdImQICR6kgxNNqiy5MGTDiDBZxoxXsibNmDAnQqy58uZJmzyBmvQ5VOjPlUiDIpQZlKhSmy2jEi1Y/7Tq0ac+nVpNqtKg0oE8qVJNqVNmypZkQ0IcuxEjR4puo8KUKxLuxYht316UZzdu3n58O+61+/HuQ6xGnWZ9ypUxU64iGYPtGm/jln3/Mvd7OHns3LYjlyY0Spmp4pIkb+qcHFbr49dIveIFDFdg4IJ/34qWjbhxY9dJT/t2DNxxz6ZYW0Lqx6OAvucFKhh43udMhQKUoF8vpK86D55pqcqcTHL4b+PIzYdvCLEw7du338b3e1ahwJue84cWOzX28bkHneSZRP6tNteB64mlln4J7negQyg5eNaDKpVHnFSeoVahf8nZh5aDChp41Vb6iSdaWC6VCGB644EIYoSrDf8G33t9yUjjYDj2FRqBdAX4klzhefhjTgved5h5Sq03YYMh7uiSiBs2+WFdAGJIZIntpfhkSIJ9xNeMeWnkVmFkhmljRwumKCR/rP2nXE8QtklaayjSVdpvQEropEgNKkkhlOUZOGWEcvrHWpZ2cqYnlWx+FuJFAS7m20JtfdlXYGJyJCZ7bCoEJm2aoinRXTz+aKSHRnJapKJHqegnllKqmpKAD05FaJT4wSNQP5hltkWSoRKWk14T8TVkZEutpZBhBOWYKm1p0oZSRaZ2pqZZeBFYakYEGasolRMyqqyiS245KJ9q9ojhuNEO1m1zz+lTgBUhPFeIdc5pl6+8PPj/eJVqVZWHLrnmvqTtsTA2hGOmNB5b5bjPChSsXoeyuFWrohGo4axIWajVm+ghKanFxIVs8n9Q4Xcrx711pjJYz+J0cmJJuggzYvdpiOxPI5P4p1WuFcdVuU2WGmtao7pXKVwzzkbxp4LRZ6bScf1soMcln9dzb63JKTTJSF6MMtAjCriWuac2SjBnZ0c1sUdRh0qmwSemWbOgQ2Jb9lDW6gf2zMEBvrdsvI2dXJUypzqn4WKzCBzWGS8aYddbhuswwxODlKeCDoGmtJjzxc00qGOaCW3FjQc+3Ncdq25izSiGxWtm//SDbdGG4lToiAKPnZrOo7VOmoV1wy5pm7jV//hRV4zjTDLrf4e99/SqDx85vNBZkQh1gVyXnbwVnBFvATxAa3mLsJkMffWTasmofDcqT3HU6cpasJ0s+xs8eC/d7lKrK6sW3WD1s80hDm9BstKbdgenA0YONsTD2Ln2g6jQcA1ROynelVw0obLlCn9WE+DoZmSpv1iqhKSbj5O2lTe6+ak+BAtX2vaXOv8pkIKxUpfdcJUfdsHQgd/aU7Qo5LbSZYpqb5sf5uCmuSF+q236o9xXMqi+wvWQPIa71RURJy4DJohdj1HR2syzMyIiSIhbfNW0GGUswPHJRvM54QhPpyq2jS5HciTVbDbYqTjV0WYxk43RcMjFh20uYv9HslPKpKI3IskDHl3o1T9+xb46YcowfCFUlljyspB4q1kNY0sQl0epq/VviLSi0QyjkkkpaZJz7FpbqsqVwAEScoxdHMlgJGY77PFrOt3B1/iuMz4eTGRpxvJIt/y4mlemyXJ4A9cy5XhJbnGOU2c72M1qKD3fHLMun0zeWyTmHkstS2px+VQ1l4ZHwsTtc1ErITzRuUwg8jI+7uFlPb/ZriW2M0fBAuQdU1iQZCrMnaA6IrVKlER4lnOgrXQiNq9ZF1QJLmDdjJ5GmQdNhT20neqUWplKV5vOERSkEJUfQuU2tS7FU1iWk+YgaVm5+i2OeosT1G3SNiMMMtMw5FT/Iihrlbx1zhN+ZyLdO10aP9tQiqB5TOgAeblQULIUnS496kiX1qxNqZGVVYMlo8x4U1s9sUl0qt76plcc/LR0qyf1S1xF5y1iUeubFOsqqUBjEl4RAjObAWj8UBgYSMQHEvlArGITm9jGMNawTEMsw+SxWLcsFrGWzctlH7sSynK2JqG7rGcxuxHDbva0j03saFUrWtS6NrWvbS1sWQvb1aK2RiXhiy/JVy99UGJe+5rX9qDzncxxJCianW1sbUtb1zKXtDWKbmlH+9zmPnetWfybXiC7F8WisLSGY6xC5WpX6cJ1nVgdb27iV97jmkS5jJ1rYUAb2VCZVrwtXWlC/5VY28pe8o4WqUlqB2veSp02dA413T8p4l3ZOrfB8N2oY/7ppf1eCqtxLex777tZCz9Nv//lr1JvhFkwfVSuJHRnhXMzWZUilcGPtW11ORxh5dq2cUEzWYzvWFmA0vi2xwVopn4S48UiUcWiEzIyU7peHAnYw9GN423hI9n5pdfKSRSpgZNS4w6bicPPlbFiuYnc5Y75KuxccYFHLE8lIxmJ5x3oh5NK2AlXuUwBXkmXEAvJXs0jCpVUz9Ce+dKqfoWdyjHrVpQ5MBTqMsFj5U2uTDmwbN6PiwmrZaWPdukpzWROvqQABygQL1FnoA/PCUMIBFHMh4Zujt5akzODyP9MhDmEmjTCtQBlCEv1Pe/XwRkoVZn46r2uFM9LJfYcWbzUY1+Vqe39iKwvHKyo3iZ3SM72d7O9UA+ZkM2aC2pKCUu6KiXVuOo9KdFsPcRmMpBrGV2dr7tpR6eN+94K9ifV2ijv8/j7gvDGaVX8GOk1GXKiAmRrwNn3zaZZ+Nq0zlZbvqboghoR3dBOd7RZ+tF95xqqcPlRiAsn8IULrq1W0imBL3c/ijOG0lQMtOOyhp6tyRzHGsUuSxT8cLsQhCLboN089rGPSEaS6Ec3etGXrnSkM/3pSXd606Ou9KpXfelYf7rWsX50rjsd6l7X+tTB7vWoh93sVyf72NVOdLb/rz3tY6f61uFe9n1YYV/xyrve9z4vo8vd72L/+tsFD/amn33ubUc74fcxj8EzPe5ZlzrZt571oRu+61dXvNwPb/W6Fz7xbK875oueebdLXvRZHzzkM6/41BN+9apf/ONJ/3rOv53unr884jUvdd6L/u+Sp3sXqL554K8e9aVPvulLH/zPD9/1sxf+6aO/e+M3n/nM//z1T5/2wGdf96znfuDDPn7DU777yvd++Wv/fOpPP/3qb/3o2w9+0Csf98R/ve4XX3z1i//+7Od82ieAh1d+/QeAB+h62BeAC7h58Qd9kPd1DziA0jd/kWd94beAUKd0maEIkjQPhDAPikAI/12gCIrQeCa4Dyk4giB4giUYgoRwgjGogjD4gi8ogiFYgopwgzHYgiBYgirogSzYBTG4gyvIg0ZohDk4gjbIhCsohCQ4hCmogyrIg0QohDoYgk4YhVzYhFxYhTF4hfswg2LohTQIh</text:p>
      <text:p text:style-name="Standard">js4g2Q4gmdohmn4hmhYdGyYhj84h3/FgiaYhzLYBXe3d374h30HgiJIhSZYgoLohC64hXLYhYpoh4v4go/oiFZogii4h5Q4gnDIiF/ogWGohk2ogz4YhoV4hElYgjcohUkYilg4iqvogTpYilO4glVIikJYi6DYgz34inUogyeYhCrYgoaIi5Y4jMBIicKog4QIi7W4iGfIgv81SImvKIe9iIwryIU/CIOpSIWvSI0yKIKzmIhQ2HiiCIODCI14qIUv6Iq0WIy8WI6raI2+CI6+uI0ruIs+aIVqmIniyInXqI6bqIXo+ITSuIwCWZAEeZCqqIq32I49GI9jCImnGIQSeYsUaY4AiYOV+IvJKI2neJF4eJDfmJDxWIsK+YQZOZISGY//2IY1OIOZSIck2IkvKYZ4GI1GuJDueI8muYYeGYWp6JPMqI9AyYopuYwVCYNLmI2sKIjJWJEMiZLrKIrd+JPBKI/0iJJI+I3SGIQbaZA4KYwJCZYNiZPO6IVuCIodCYwtyYkwuYRaaIQ+CJXPyIhjaIRFGYT/OtmK7FiUaEmLIZmF7piSXfmVZLmRpmiOIEmIecmVSymMMEg7kBmZkjmZlFmZlnmZmJmZmrmZnNmZnvmZoBmanskDVtAFpMkDtNMcqPaHrElcovmasBmbsjmbtFmbtnmbuJmburmbvNmbvvmbwBmcwjmcxFmcxnmcyJmcyrmczNmczvmc0Bmd0pkZPAAFaUAJGVAAZmAFivAPfdiarTkv0zme5Fme5nme6Jme6rme7Nme7vme8Bmf8jmf9Fmf9pmbVnAG3JFqc2AFpIl34Ml3VnCfBFqgBnqgCJqgCrqgDNqgDvqgEBqhElqgPBAI+/kcA3AGXUBMAQqIqDmhIBqi/yI6oiRaoiZ6oiiaoiq6oixqnFbgABCwmvbCAVAAoB06PgPaojq6ozzaoz76o0AapEI6pEQ6oVZwAD2wd2GQpDcqoEX6pFAapVI6pVRapVZ6pViaoPNgBSJAak0aoOSTpWI6pmRapmZ6pmiapmrKoopgBQIwAF8KnuK5pnRap3Z6p3iap3q6p3xamTzQBQZwoXHqpH1aqIZ6qIiaqIq6qIz6njxAAxwwqH7oHY1aqZZ6qZiaqZq6qZXKAweQBZKqd1IQCDnKqaZ6qqiaqqq6qqwKooTApV4aqvpAASJQqq16q7iaq7q6q7zaq7mJCxUKp7JaBAfwob56rMiarMq6rNLMaqk8IA8cIKODGgJbgAvNeq3Ymq3auq3cGqQ84ACgKqkZUKvdWq7meq7omq7q6p6wKqkhUILrGq/yOq/0Wq/2KpqKgAtEIKxNCgFrYKz3GrACO7AEW7DMSpoikAFNKgEOALAG+7AQG7ESO7GI2qZI+j2s2Qc0ygOEQLEe+7EgG7IiK6WvagYFwK961wdFUKvWOrIu+7IwG7MyC6FtagYCwAFZQAG/QAFpIABQYAXcObNCO7REW7RGS548EAsVgA0V0LQV4J/zcLRSO7VUW7WeGRAAIfkEBQMA/wAs2AEUANMA4gCHlpeanZ6dtbW8wsLE8PL0EhYjGRksz8/URERHvb3Eam58qKiu2dncjpKcjY6U4+PmdnZ0gIGDXl5cMjQ8VlZU9vb06+vsdniEHR8t0tbUb29yysrMrq60mpqfZWZqLjI8Li48Wl5senqEoqKkampw3t7kUVFWpqakhoaEcHB8IiUukpKUxsbMrrK0ODxMhoaPSkpR1tbUoqKsVlpkkpKcgoKMUlJkOjo8Jio0Tk5MNjpEfn6MKio0goaMam50YmJk5OTcKjw8KjhQUBRIqKygoLi4UEIYcnSYxLaUUDJgWkRQODJQZHZk1Na8qLiQWlBUaGJYBhQoGhwMKipQxKCojIBkhqC4TkJEdmJobHi0vtjEVHBkbIygCjQsGiIg5vCgODYQhrqgChQMZGZ4CgYcstCU9PjQspyckKaQSIZY2tD0iIi4blB0JsqAREI4FiAgLCQoLCwgIE5IHCJIPDw0UEpU7uT0IiYgWmJQICB05tCYSlI8+vTofo6QgHSYKBocoqqgjJqYzOBAopiIcIpkbnBcDhAgvrK8ioaQ6KCsjoiQlIiY7ujgKhxIKjgogn6QkJqAcuSoHiIgFhogtKDoLiowsLioWlQ8MC7IKgosilp03OjkPjpAkHSMjoCQHDg8yra8hHSEcoCMbnpk9OjMfG7knKqoIjgQGiocChRI2sbM0ujsUEyAVGo89vz4GhYgPGpY2vjg4Oj4pNDUSHiUSHgYHhggGHhUMHjUfoKgppiktIqU5OzkfCSAeoKAfG4ooqaMEg4g4tbAbmKMTlhc9NDYaFxwiHS0SkJk+vzoqKLExMi0fqCQioigtsjEzECA2ujM+v74OCAshq5kvtDwYK6MzKAscq7kTmJYsvDAcsooODYoRFJctKpsEBAwfFqwJiIgKCgMCiIc/vr4+ujs/v78Li40EhIcIiIkGh4kJiYcHh4kGhokHh4cKi40/v70FhYkPj48+vr0Ki4sEhIk+vr8ioqULi4sGh4cIiIcGhocioqMFhYcPj5EJiYkAAAACP8A/wmUk0SOwIMIEypcyLChw4cQI0qcSLGixYsX6WjEyLGjx48gQ4rEmOSGwZEoU6pcyfLjjXh0WsqcSbPmyHg4bercybPnQZw3fAodSjTky3hFkypd6pBgUKZQoxalY1IgUqlYs86MlyTmPx1aw4odaTLJ2LNoO8J8mrat24ec4sW9+rau3XgvX9rd+xYnThN8A6ON1y9eDsGIxb6UgyUAkcSQo8p98m9Bh8iYlb700AFQhMygh8ZDAGFEBw2hU/OMZwLFiH9QVMuuGY/Cvn8rZuuWGU9C7t3AV/ZeMWIfheDIQw4/YTy5c7W2TwCQ8Ly6xRsmIowIQMK6d4mjNYz/GAHhu3mHmwGcOM9+Ic4cEU6sb0//39Ef6uvT94tAQwD97RF2FWoAnudXgfTdoOA/dCHo3YEOGqhXhOYJSGGFE15oHYQaVodXPx0+91JhR4XoHIcm7kaYVQJlmOKLMMYo44w01mjjjTjmqOOOPPbo449ABinkkEQWaeSRSCap5JJMNunkk1BGKeWUVFZp5ZVYZqnlllx26eWXYIYp5phklmnmmWimqeaabLbp5ptwxinnnHTWaeedeOap55589unnn4AGKuighBZq6KGIJqrooow26uijkEYq6aSUVmrppZhmqummnHbq6aeghirqqKSWauqpqKaq6qqsturqq7DG/xoVD/fQysOhcczDg65xuGNoJfMAK6yhuxarq6HBJjssobryemyhtva6K7LF1noPsXHUyiu1zt5aqLLJ7rrsn8YWm6uxwBa7J7jCgstDruPe+W6z5XZbq7TO1qnrvezuW6616s5Jr7bziutsuufWSme7BjecMLrbCmxuswj7yyvBvdLJL8PSEkxwuPPQ2TDFFlds8sLK3tPuytnaCvC1c8Zhjq39MgxwyzDLqYI/PPfsc8937Oyz0P6wCQ44KiQETtBIo+O0Ck+jg/TRKkzdNDhr8kz0Qf4g3TXP6/BDDz/t+CM00UH3rKbX4PiDjtD//HzHOubQsAkNIJT9tdt7I/+tJtBEo+N21WaDs44PD/xjxygG9Cy42Vrz/Lfgbe9NdM/s1FDBP9F4ko7XkLddOTp/Q2565V4Lzk4P9QjUAAY8o77zzn6vHXvXO6eNuz/s2HOQPen4o/vPkpc+e8+E+9z77+wUPnjXTN/BJu08P7470un4LhDwlRNN+85tVh/75Xfwrv0/9rAjtOh7F89m5OPvvvz2wYN+Nu5vfv32z+Bg8ALz6OBHAV4hifa5732mw53X5oe+AkygBwK4AA/aETZ6FKBscLqd8HyWjv9tjx4iIMA/HqABfvCgBwd4AQ/WEaezse0OBjifPQrgAIFUYAcFIEHiHkCCdLQDHucgW/j/Khe5dXgQfQZogEDqUQN61KAe5ajHC0xoDwY4AAQsnN71zHeQF2BAif+oRwTo8YJymPEFOdzEOB7gg3SEr2dey97vkmjDJtrDjOWYoebOyA43DY93R/QiGJloiDua0R7eMGQ5XuBGN13Pf3McZBPLeMgCKDJ9GRSeChgoyH+UowKTxKM9yCjKRsKpbdnD4+sagEdB4tEBSRRlH+fUOzweYAEHwCMDcInHDQBgA6WkUy3xSMxiGvOQs1yb0xJixGM605jAW9M6JjEHScCjHQcZ5jO3ick0teMGynjHA17wAX2QLpXb5KYpz5SOHcijlzNgxzq0mc5jdhNN64gAAYhp+oEdqIAflKynPddpJnzI4RDFrIAMXOAAgTrznmj6gwkGYMwNANOh0CSomdDBDg8wAKMChSg+03EBC4A0ndFk0zpU4IAKnPSZIk3TOiawgGi81Jj16EEy2WQLbiTgpsUkgAg0miZ02OIHHwWqGRngAVvASRIY2IFJlToAExBVTX9wRwCUWg4A4IB0cUoHAn56UwaMwalzssUYknpSr+aDTpJYxwV4cVIBuACbdVpHOkhQAowOgBtotdMfMGADiqazHguYgC2Khid06AMEDniAM+sxgBBgAK97WkcBPpACGQyAAQc4QARdMAlzAqodkyjAOc6h2iC2A2sLCQgAIfkEBQQA/wAskAGMAO0FfgCHvs7NJ1VqYUMlY3acZlEoRF91vsbJRiUkbGpstZd2Ky9cpqaowbGhlrLFYWVrobnJYVVOLjI0y72ql3ZlQkJFtcbMLC5H4uLhmJibRi4thJWlEhMeTTAkWjosRFNssr3Hiaa6u6Z9MUFP2dnbs5+I7e3sZmFXeqm8q5F4bX6qo31nMzMyb1g3Tk5UzsrKgoOLPj48fW1azMa2jpKMIixLOTo9b4mmu7q8KUViVGyCVFRVHiIsclpEKiYmGBkmeXqFNVVqdGVNbG95FhIcmH9lPVtwyby2srOzi25bmo58JisqU2JzlaW0np6cUUAveaC6OCYmzM7DxLCSe2RKZoKhJSUtUTAv0tLUYnZ8LlpsHR8kFhcUenp8ysrLcIJ8c3Jzdqi8JiJAKTdRknZ8fn6cjo6MjHRkwrmpXXCK+vr89vb0wqqIfnp8IiIkx8XIhoaMqrLEioZsSkJMJiIk8vL0ycrUXlIkLiotnrK8UlJMSktMUk5Ujo6UKiokzs7UyvLQenZ4jIaMyM44uIZ4Sk4UyM7Yrs6s5vTILCzI8rS4mHJMzrTwdnpoioCMNjIQmoqkaOiwgJbIRmZQckIg2qi8cnKo5vrsvnRoHkoceMTIKgx0oJJQULCw5oJcdBAszN7MhExcCgYcKBocpMiIYlwsShR0xo54aMgweKTsHip07ODgoHakyDSAaKS0yNTUdB7IgKqcLHQgSjJYPnSkDB50pOy4aGggKCgMChgILHTcCh4keq7Q5trE/ProsqTAroIghFYgdB507uaUTFRIyILc+PTMdIAgpLDwMDCAMB505tLoYlQMCjAsIMiATkpIytjwvo5Qcnp43MC8pM7w2KqEChJIfoZQGioc+Nrc5uD4dEyYCkpkQlJUPoJoEnR8dGbcGkp0voKkzsKEqpCk0NisnrysyuaI+v74ms7Ays7MKi40Kios/v70Kio0xs7M0s7Mzs7MJiYkTk5MLi40Li4sTk5Eio6UioqUIiYcdnZ8IiYkKi4s/v78dnZ0JiYcAAAACP8Atfj7py9em3gF58SbU8VgvIcKETZs03BOwYILLyqs2BAiwngN9VVReDDjx4cgHZ6UuBEjxoUwU1I0mTFilZceR4LEqBBjR4s7FUZ8eHCkvp5IUx49erLKwYIllzJ8eJMoyoQIbRY0GhLmz4dMUc4EitIoSohMezo8ONTjx6Vo3cKEqhKtRbJZNZrEavUg249Pr9a1qhdwXbpnA4elW9Jw4rcRGQtuTDgr2LWTzzosLPky5c2WDTdGLBay58ODQS/GfPoxZ9aOS7/2m9l16M6xK6+m3Vr2bdikdUcGnlrxcN65VR9H/dn46dHFTYuu7Xs3c83Op/cW/pw6d+3Js+P/Dq68+/by4MmLJ95c+vjos6/btg69ffz62N2zz3/fO/r39v2GnHr6DQifgPJVtxx+8y3o33oGBkjfgwUm+B2A/CHIoILmhQfZS0WhRNJHTuUllH5zdaRTSFyNSJROK4GEl0pqtTUaUBPF1NFHQyGlzz9t/PPQP0QOSeSRSCap5JJMNunkk1BGKeWUVFZp5ZVYZqnlllx26eWXYIYp5phklmnmmWimqeaabLbp5ptwxinnnHTWaeedeOapZ5dzABnPnoAGKuighBZq6KGIJqrooow26uijkEYq6aSUOtpRG6L8yGNZF10l1ERdxZWWS2Z1atNccTXW2FAzBQVTZHdV/wWqpz6VBpiKT911WVOBRZWSiVu9ypNDQ4nEqlgrSpXWrwmpGJNIPIalUom0dWqViJtGBdRneElFk2UzUhZWYGDVuGu55fK0mmCwXobVS9Lytdq7nrKL7luo3rvpb/TqK+9w/Ya277z5CvyvuwXH+yzACRe7MMJq+fswvhEbPLGpKyncLsUZO7wxxvB6fC/I9V728aYh28tvwyoTXLHGI6Nc8sAMvyzyyja3XHPHOkPMs8kxBwwzzj/T7HPKQBONtNEcL31w0zM/TbLEJwt9s8tFSy0z1UGznDTWTl+8tcVVe8301GR3nfPXO4dd9tpnjz002FGLbXXPUHP9W16pbv8dcWARjQjiTjIqFdKxVJV0V7BwvVpar9h6hNXilg0b0VNHtnpT4DkSftZRsi7EougiciQRaBuPzlCwdlF10Yon/R0TsaDLldpVK7oYU1G6ntVVsKvj3nvtv8ZI1elpdeWrUNISXlFZx0+leYjBm264RSpif7yxv2YPLUghfs8VVS1Jb7r4wY61ueoslj9rUOyzBL9BKtYO7VTcr0+/6/ifn6z5/Itf/mqnOfv5z337m9/92je/AvaPdAMEoAIP2MD6PbB/CHSgAP/3Pv0tUH760+DpMFjBAI6QgSG04AYzqMITgpCALfxgBDtoQAhyMIEepGAKTSjDG4qwhyzkoQ7/YShEGwZxgkYsIRJJuMMlopCITnyhBHOYxCZSkYlQvOITp1hDLHLxglukIRilKMYVKlGLZMRhF8OoxjHOsI1mtOIa0/jDIX4xjlmc4xvrWMU8utGHMdTh8bpXvmxhy1qmGwtNwoJA8NnqeT3aCvGcJaPXqet0kkNVcI4UF6DgBCgjoozg3JKQTpXkLzmxX+/IQjmwdC5izJMLtFrlEoeUqC8tSpdrfgKizv3FVxmBka2UxbzFBa5yRqsK/5b1oZrE7SURY2S0zKU4YIEGJqvySDaBuRJtOdNGn4tlaERplXaRZVxnudzDzqnOyKFyVPciJ7HQxc5rueWd4kSnO9fp/5J23pOf8UxnOenZT3vuDqDjFOg8wVXQwajTnA2VJz4X6c+DQjSg+7xoQjNKUIz+U6P6/GhHNypShnrUoiMNKUpNStKVwrOlD01pRWPKUpXS9KU2HWhNZ6pTnPJ0oT416E3z+dOJ1tOhPSWqUJNK0aUCValIfWpTo2rUiCq0qicd6lQlitCcSvWoXAVpUbs6VrE6FaswZSpYr0rWcnqLm5V01gJ1hRHo2JNc0bKVSkz5FcewhSmTs+VBQ5e/4x3kSKwkn2BN4r2VqOUvzDwJXarSFr3ihSGopIkn6+fIttTuVD5hXSeRlcDLfi8pmPzrjpZCyc9R8nA4gdFWktKq7f/Nc7Ui4syJyEVXGqlMlwotGGgog9e/ivN2uHlnXGanmJYt91jWGthzq+NczVL3a9PVTXUTq13sWre70v2uarY7LPDKK7vj9S530xve9TZXveVl73nF+972xre+83UvvuArF/w+C73+HQ5992vf/hI4v/c98H8HHF0EG7jBC9YvhAUs4YxFOMET3lWF4XXhB1uYwhj+sIZDzGEQe7jEIz4xeVXMX+Yq2MQuznDsSLziGIt4xiwusI1RjOMd1xi6N76kj1sMZB4Lucg/Fgy7mIKczRx3bKolnUxQpbsdqU+XiHNsqH63EY+ciHaB46TzSLUZK/OII7M1nOsKB6OvTDb/RM7THq2297x53qh5W6kmKpETunOVpETPqxX3pNy61vmlzqe0SkWMxROd4KQv1+pKrETHulmJr8speWBhRQLn8c0SzVPp3iTl7CwwflaueAx17qAFxPmxWXut1t+rWW3H7MXVhW+cdapt7elaK7bXfVT1RmDta13j+obGjvWob61sYTO72Kve9a+JHWxeU9uL1qZ1taetbWxzW9rJhvawu83GcG/b3N5Gd7mjfexGsrvZ2Qb3u8X97HPP297jlne+2+3qe6fb3+veN7y/zW9ZAzyN6kb4wXO9cGQ33N0Cpzew/x1xfNcbi2zu9CDrYmLYTQXTnuwdYXG1WO6yKETq/zNVjrQyXg678k9E+iU2Z6e74YBSsoGjlzcBdzhIwxIq3jsR63CiOZZIa0bN21xNlnWqaLoIyNd05K4u9RvP+ngjTf6zsOZcTMciM1fQ/DrNj56vSzI5X9vkjs0KeqKQK5lvHNekw4CbTbUojO7Ysvvc4V536XSsrnn3e8gA72XBzznuen974/pemL/bU+gWw3vhGz/4x8td8WRhfOT5HnjKH17zd+f85De/+M6TPvOmD33pR6961LN+76t3nOclL/vTE772rb895HNv+cSfK/a7h73rcS983V/+98MPPuaN73vHI97wtFc+8pkPfdETf/m9rz7wj+980Bc/+7O3vv/0u5/67z8//NtvfuXPb3vwt5/9MCMNXZEyuk2X6pyx8ewxc/4YVmqEL5pxcxUTGj3CEdgzbBnBSTixgHgxE9yTMv43Wi+STpJmPPSCOLUkPV4BZzdHInVBEQZ0cwvIInSBFVrnZI9hgKQybjoiRUzRc5m2ZoblLOTSOYq3dSbRI8B1TCZTeYF1WSJWSt0kS9qUH/hSXsuSTYCnF+YUd0sILvTkhGoXhUo4hVBYheXRhFjoHFp4SFaYhF6YhVQYhlw4hpkkhldIhqbRhWdYhmnYhmtohmgXh284h0woh7Jzh3WYh1C4hyfhhmAIh3oYiHbYh4TIh8x0iH9Ih4r4hIn/uFtqOIiQKIiGOImF+IgzR4mYWHOLKImZeIlf1ohfaImIGIqk2ImV+ImluE5SiIai6Iqn6IimqIqouImtCIixOIq0KIusuIWMmIuwuIu6yIm82ITNcyMy4yJ0oYPlFGijQ0shZ4JKpj2hNk2N44HGBFv7E12exCOINStTVFrl0kF0hmmyxlooA2qmEzyqAkG7shjmElgvJxc1kj519mVeYSsiNEy4hyrVtBIwOEtmCHgRiCMH6EivxTjjI2rO02mk1hJxdmmF5WyodoDi45DG9kAIKWWw00OJk2m8dmwfaT0d6T8jyZFd5pEbSZEiuZIhqZKAhpJqppExyZIwST0v/2mSLvlrLVmTOWlDJ2mTOumTPHmTIFmUQ4mTSAmUO8lmPamUTmmUJJmSSXmUUVmVUzmTo9OUJcmURHmVXgmVXUmTYkmVYWmVY7mVX5mWmLSWZkmWaPmWalmWWtmWdLlBQfmTcJmVeMmVcmmXcVmXFxmYfemWgklyfPmUhKmYiSmVMlmYd8mYjymZQnmWjTmUOKRx/YKPJShXwVR7n9k9Hnhl78gQ5kg+jAY9ORGAtBhqYgYwD8Vhn0EYurIcsJRb1uWDvpNADPUpt6FpPTdKjQNy1CVJhkF19oSOoaFMkGdmo8J/jgYRobJQM7Yj0QmEYPdlslObL9VKvYVakpNY1v+iLXCxMY8HFw11NA6DGHzRjeBpSknjnhbDnjEhnwpDn/z3Luu5V/UJMvu5PKIyF/8Zn/4pGPgZoO/pGO1ZoAgDoHshoAbKn/kJoQ1KoCgzoPtinxi6oBcaoQ6qoR5qofoZohnKoPjyoSYKnyXaoRW6oiPaohz6oicqohQ6oy5aoyoaoziqoP3Jojaqowl6oA8apBKKoPNZpEN6pCjqoznaozLapBNKpEv6pDwapUpKo1KKpVd6o1nKpVsK</text:p>
      <text:p text:style-name="Standard">pF/qpDsqpCAKo2LapWB6n0gqn7kiVMvyRBuZaYy0gCw1IrVJhM/ZooDzOMKBnmPmOYdFJG4nYIZUPsP5ORbzV8gzFBX/yC3e8hhqBpDx0nahJZ1AWYJ1kTuOo0s74kyt40uqUxOoNo7XknhFR5qtA4B4ZXV7+nvT+Ekpo5+Nl1gRiJvE5RteBo+YCIUxJX8d+mWQJYVJAaz+6IXDilK+OqLE+ljGyqsDlawQuqz596vIKqzOOk/Qeqy9aq1M96zc2nbeWoXaGq7N2q3Y+q2bGqzieq3qWq7geq7raq7tmknjCq/umq7FSq/smq9Utq/Mqq/yyq/x+K7z2q8B+68GS7ACS63bGq8Ki7ADi68Qy7DkCrAPO63KWq0OK7EYG60ae6/Smq3+2rH1WrARG7LoirIbq7Ig+7EWy7Eie7AkO7LQeoat/3Q6ytUWvRVp83RBFoY8hkiDpHRMWGFmdWZr/RlLfUIkJnllqoYYTXtAp5RmWjEiNEiO3rJyhuY7d7c6n1JLnyiaifYW76NODiRoBvZifOGABipMVDc4rNFz4iM6RXFq5chomuo9esuTR6lttNZlXnu1eYlDbYmzammceKltf5q4h+s8Iqm4sqKQl9q4Ize5bYm4j0u5kgucl+u4Hgm5mPu5mnuYyMNZlcu56OO5Jgm6qmu5qXu69Te6jNu5sFu6tLu5sXu7pMu6teu3pou7tvu6wOu7a9a7ubu4mau7syu8uyu7ycu8y/u7zau8zyu90Vu8w3u8kTu90Fu92Mu91v/rvcgrutRLvt1rvuGLvt97veO7us6rvu3ruunrvhC5kOCINJiaqzAoEWHnQh8nWCLxWUKIQicEeEYrdqTxPTD3D0CIm6ZUAw4ACP3QD/kwwVxAwRNcwRhMwRLMBQhAAYqkoobUPKXaEQxYabABaOJZGhVjFKGkZLyDY7UiMGbBPDaIgNe5L84kTDNBTtCBnIALWErGnvgYSeDhqZmIGN4ErgRDZXALw/fiIv+YiR2oVExMU1Yse1jcVFesU1ksdFtcT128UF9MoahUxqh1xlysxV68xmDcxmLMxmTsxmZcn3ScxnYcx288x3pcx/vHdnKsxn2Mx38chXssyIB8yHn/nMh+nKuG3Mg42K2E7MjOOsmRDK6WjMYJVciVvMmULMmefMmOk8l3HMqajE6cDMqo/MmYbMqlvMqiPMaI/MikPMiubMuwfMphzMi1zMu37Mu5/Mq7TMu/TMzBHMcEmE4Ihpiigz3Aky4wIp/dKISFFzObSnhPPCD+BDuKFKhCMlzPFw86cMEZDAjkbMH9YM79cMHsPMHrDAHqkHdUZ8ILc43akiOlNsAGJWSDwRFwhSyYZlLrqKu4OprK44ED1BSA5TGgY48z9zu7YlzXvByzmh/4kc38iDG8Crf+x53hhNGksSr5y58kQ9EZnYynAbedcoEpfdIsbRgqDTUmfS0r/92vMO3SNj3SvlLSLU3TMt3TJI3SN+3TPD3UQf3SOo0wSB11Oy3USX2EOc3USh3VxTXV5mLUTb3UVQ3VV/3UNd3VUs3V0rXVXz3WQyjW50XWP43VVm3WMV3UXr3WcQ3XYV3WaX3Wdv1fak3Xe+3UdS3Xf83XeA3Yfa3Vgy3Yb+3XhU3Vh63YjW3YiQ3ZOA3Wat2O+SuezyPSbNUskApA8ng/8Fkj0bksgaV1Wrcai3YuGpY5r/W949wPbIABR3ADs30DH3ADuF3buk3bR7AALxANXKADSgDApKMraomanYrKR+bJ1YNyHdEDSrCMFGGR9TIagfYtEhk9LzU7oww0//9rGUr3W8sF3naakBMEuCrU0N2DkT/5ao7ruEV3a1o5SWJZvIQrE9bWuqqGQzgMvPg9bfotuO5du/894P7dQf1dlwWetwfO32zW4JqT4PGz4BLuQhT+4AqO4Bg+4RqeLBnu4B7O4SBevxbe4ST+QRce4iU+4gE+gwBO4Cbe4il+4iTJ4jBu4xCe3zce4Ru+4jyu4ige4zuu4zn+4kVu4B/+4zTOkTie5ETu5EYO5Ugu4kou40J+5Awu5VlO5U/O5VHu5VPu410u5jwZ37ATZ34mGzMiOy/3Sc+IFjWOP7+WZn3WGF+hPzdnXPAkZrTjTCUBwV9QBl2QBvxQ6IZ+6Ij/zg9Hwg8jgAETrAdE0S+Do7REl6lAAzyCRoKy9FBIoRA9QC+yhZonc5CslNo7IjiwBjVV0aZy+7+4gWiXYcJ4LFBg22Rr23//J817dazVNDjXmIN4AzHdWlDN43pgeFTLtcR9LjA0oeyKyuzGDonI3uxjOO3RPnPWjs3Snp7UnobZTtPbri/dfuzcfu12Wu7aju3oDu7qLu7mvuzFnu7n7u7yDu86W+/PHu/sPu/Qju9TlezVvu673u79vu/2rswGn+/3nvD/Pu7hXvADz+/6HvEHj5sUr/AIf/EN/+4Yb/HOvvH+/u0aL/IfT/IBT+8Mb/LeLvAlz/InD/Etj/Ij/+/yKy/zMQ/xB0Oe52rcJwmSxOPcjtNcjBqJI7xcL7rQjWfng0RJSyskyFjp8gDbBpAGVqLohf4OZdAP8qDZO/yqSxc9m/OC8pNm5up274gQ0OSgLzgjVWQvs6re+Wya12M7OgxbJImesp7abI4Z0lhZvQ4rPBY53PizqBN3X28SwcqskIcwtecj402oeoUc2WQ8H1j5pKQZld+Ol2+EsDH5j5b5lqXad2X5CwapnS/4mN+Oml/6kU/6kD/6q//6oG95lK/6oV/7fEr7n2/7up/6uW/4u//7nu/7kNb7nC/5qH/8ri/6sw/8xH/6m2/6yB/9rR/7zM/7zq/81o/7xf+f/dK//NwP/awP+7cf/N0//Npf/s8//ePf/Oj//dtv/uIv+9j//tWv/ulv/PCP//uv//cPEPHitREYb45AfQULEhRIkOHAggfjJVQIsaFFiAcTahQ4h6LEiRI/6vOokOHIkFUuIpwYT+VBjgQ9ljRI0eBNmxxrcjz4UmXHgiQLViEoVGjRkv+UDu0pkKhLg/L6Pbryj99VrFm1XrXKz+qFBV900GvzU2XZhQN9OmU7s6VJoHGFtkw41yzBKjADgOkSggVMlz2FVhk5hzBNkTsR5mXJUCVKmizdhkyIlyPJuWlDRryJV6HGtVBFPzZLkjBUtC5NO/XI+PBp14KhGjb/CLs2W7T6zN4eXTth6dl5dcu2rZu1ccO/fSennfoscJ+mVztX61Q589fVUUNfnp268+uvp+8GH1x6c/LcsY/HrV48+vbWzWPX/lx+dPrf3Z+3v/1+d/b8U20+79L7bz34BLQNwf4aDI+/+up7MD8DB8SvwPgsBDBBBwkMsMMLP5TQQw5HDLHE8k5s0MQNV0yxxQhfZDDG/SjMcMH3XKwRQwUn5BFEGPU7MEcah4RQSA1nRBLHIytk0sYeSdTRSCiBVNJJH0WUkcgls0Rxt+QCQw42wZr6CCOZcgpKIpkCa8k2lkJ76jQxSWvKPLpKyk41kCI7UyWl/nHorYdK0qeF/34wGAGrQBt19FGlSligHx3mgUuztCrbzKajRDvJ0KZoo41PNFvaqy8C/CmrgAa6QEGAjXASLVNZG/oJIuBggiyjt3Bla6PQMEtMozDPxKylxAZlqM2aJMMoM4vmitWoaHVtiaHEILKps4s0NZQzbDXdtk2hADspqJ1QqmjTjjpVtyJqFSuq3XXZlfetyBSK1615m113X3fp/VcnfvHddk2DD+o3X4QL01ZgeAkO2N+IE36YYn0lVtjgegHe+N2MLV74YIQ0vpjhkkXmeGCVQW643Y8hDtnhkTs2uWaWaV65Yp1dTrlnmV++12d7Cyba45NJLnpilJeOGWOhjQ76Z/+Yk7a55amdtjrnqnHmueudZwb76JvDjppppZH2Wuyhs1bbbKrbhjpuqefWeu2zewWJpWZzGmwis+6cM9Y32ZVIV1HpenZjoHRKkzOJGLtWVseqC9OgQEVD7Mw55OFCUUYhFb1RSSmlZ6XN7OsTLtdwu/EyvsPFlKi90gmBAIFocKCCKKQIYg58kMWpNdZmG9DfjWFf0cI7LTqXJs/wvLW5z6Aqd92Hjr1Jp2qlXV1vhIUHyVvxtceo1qeRjygzaXttk1lMZxI25V65hXn+zepnPN3J2gd3ffmJJFtAKZSwvMc3AgIQf/5L4P36N0D78e+A+sNIACe4rf1ZUIAIjKD/BumHwQoacIMULGAAP1i9Ei4QghkU4Qn/58ALolCBD+QgC02YPxCmkIYknGEMXyjBEeawh0GUIQyJ+EMP4rCIQHRhA5moRCS2EIpOTCIDOyhFK9pQhTUM4Q2z2MUt8tCITbyiF1cIxh0KcYxTLGMY1fjEL+rQh1TE4hnleEQ6mpGLd/wg4uriFoLV5FbMmpemJHMdoEzrYpTZ3uy6JbxxvUlcN+GbmfqEkswJkjew0YdUMHCB0I1udKXTQQQid5tIcnJUPKFWSUByEsZMpoK2KcpeXHA7Vc2BVTJ4FT6q8BPdEM4tf4yVK4+3mcRl6nCTewi2emUciCyMkUPBy/VU/0lLAw1nNGZaS1l+QxzPaPOaN2oLNo8TOOYZB5p7WsuodjOcdSqnN87pSfTg5KR6jkae+HSJPff5un7qszcKyid35onOOf3noMVLqIYW6qaG3hOgEf0nQQNqUH5SdKANKqhCM+rPjdanow79qEB3Y1GNnpSjF/XoREGqUpGylKQuNSlbUPpSm640pTmN6U4f6hqc/nSkEr1pTYUqU6LqNKglxShNm1rUpyrVqExtKVSrKtWo9nSpTr2qVqfK1ZlaNaxY7So9kVrR5YEJOsTZCTApCRjFuE5TpXEn8X7VoHm180LH+cxvLKNOAaprDpl7yOQY58lFcUWUo1xAPnSwAv+k1CWCiqTMSzh1uD/Sr3DlKSZF2lC72zWkDT2oghLEl8jHcOZXvzrcO/u2N0OCxEHw2VsiKYmrZrJkWsvs6/gCS5O5nItej2uksyjZr2YJl02a7V5tEdeYaYrLmMi63rHyBSroKsYoe5tXTKq2XbgoMlzEyt8jvatd8tLqvMNMr3knh97yPmy94IVWd9/L3vjaN7b05S4kLYLf+vp3vJvqr3i/21753pe/4aXcgfMrYAcH2MDwlXCDKVxgCwMYw/Mlb4U5TGAGfxi86lVwhzdcYhCTeL8mDjGKR+zeFacYxv9dsIppzGIbD/jFCY7xjvV7YxnzGMg+hvCFW9xjBP//WMdJLrKGjzxkJk/YyTmO8ImR/GAp13jGS34wUt6yX2RyylaAI3M8ZelWWWYmeYSrYK0kO2FNziqQ/0ROQgK1QQi2AVGfDOViH0XK01WPzMxBpk310QPS6kMfbWhDSXrAHNLGA9FxuQhMLOOSHSj6VLjUR/AWPYfxreOXoqjCpCUtnKfI5DAlIyb6HmMYwfm1IoX1LYTC9JPcduQl/jVgyJhbqpShDHbMOhbnzrQZ+6Ir12kppHFvK0vf3jaz9BomJTOTvQ1uxFjWHtaXeWLc9umkleDuNkXGLTwlivvb6A63t9nNbWeZe92Ea7e8301Edd/7hPmmN7z9azhyx5tq/91Ot7v7jW+DW9vflD03vcs98ID/u+ELd/O8Kc5vhSPc3gffd8IJXm+Is/vhABe5wEnucJNPXOMhR7nELb7yk1/c4xFn+Ms7vvGM35zlMsf5x0eucp3HHOZAL3jPaV5xfRd950O3udKFHvR4wfuScqkaYio9PH1lZDX2ntxl3/uwcl1v3f+NppC5JcvAZC46BIqH50CnWD//eQFcGMuGMEZXbUfmID0IjGXn0CZQX50uux7ISfYShdspwVCqAgpR1ExpeA3vJ5i9CZ3O1alS5Xbas5LsRXKdWszIqZxbbx08RU8dw1QTotZxJyrXLvpbN4We62RomTg5mmrSRp2tQ//q6Huke7X6xnqvB5zgbD/o4vDeNaQXvp22ySfSNL/4z8/OmJQjToYy/9bTR6j2k2986CP/+so/vvWHD/7qEx/7EPX++NHf/vNTH/7O7z7wpb/+5dt/+/gvv/rJH37zo7/s07/vkz8CdD8DjL79+7/0uz8GnD/uG0AFLMD6m0AErEDxiz8MDMAIZL8D1EAJzEAB9EALBEESFMEOzL8SHEEVREH+A0D/e78PZMH+c0AZXMEUrMEFvEEXfMAZzEEYtMEE7EH04z5Zez22qjOFo5ayMJPqqattoj37Y7+pYj6SoT8xSxeBCJTO2xrE6rO4CxRAS62s458QghdtYwh/gJj/AQIWWQm8t9i0VGmDNUSXWOmBumCWAFq1d7unsDMe8LEIhJI9bQEMtOsP+OkbrYu3wHrDrnulZ7IWzKMMi9NCbSMULLOfT9k8YxqUrFsuZEOXkhiUYxO8xrlENbGWxkEY5DpFyGHF+tmeVITFg1HF4grFWqQYuMLFirDFXZwYyJnFlGlFWXzFYYxFX5S29HHFVTzGXNQ7ZVwkZrxFYJzGX1zGYmxGXnxCYdzGYDRGb7TGaCTGZIw2ctTFcURGdDRHdYRGdnzGbqzGbKRGbCxHWuzFdbxHbgRHebRHZ8RHd9THb9TGfszHf9xHgqxHgwzHebxGaWzIdIRHflTIgDzI/4Gkx4f0R4bUyIKsyI1cSHfpH9tCIPuarvsQHFG8jaJ4tcx6POXyF8JxpgVqJOEgtG9Diyk8iMzJoFLZM1CCuzAUw0mRhBUwF8s5Kc8KHJI4FRIgAA8AgS5AFUSbAwsoABAwABfIyqaMtPypgqc0ADeoAzdAAQgIgCdAvFQhCVaJgle5Da/UgA+og6w0ArIcCoUovcTxxDmDKNXDtYu5xMn7jfHzxJUQD0qLFeFqM0VaHWF6Fqo7H4ArLEe8LUrkjF1RLe1hmEFZN5OJrwbLHrBDn9B8JPJRE1KkldL8H+RqNnJRTfdRnNZMoNWEzVrhltmUrNi0zdfEzdrcmNs0LP/wOU3S5BXTXCTW7M2ys4nj5B7f3E3gLM7fTE3ZdE7p1E3lpE3mTE7UJE7XvE7ezE7hDM3cbE7vfM7u3M7x1M7hTM/wXM7gNE7sfM/o5M7pLM/qJE/0RM72jE/opE76tM78BE/4/E759E/2HFDzrM8ALVD7/E/8XE/9RND7VE/xjND5PNALtVAD1dAGzU24+LaCWR98SYk/nJ/WzCzCW7jIkJ1iOiFoaR9zE1HKch5qUzunwKkvBMqg/AdJAQQIuIO8ohWkIDzt0YfaWYMkeAAX8APb+Ys5EAMb+ICs7IJ0iEoZIAIOWDRFawMxoAKsnNJ/gAcJmIET6AJBIADMYJX/dEgAAZiIHrAAKviAK2BSufQDCZgCGp2XwjKfaXq1RYrJXqy3OwHFSzGeWCGT4asNu0LUtdg96YMo4sFJ+6COderL+7Cn4huTSw2/n7orwAkP1ruLsXq/1QuOngrVCKkThkJV6lDVUv2Rc1rV8GtVVJNVWHVV5RMRXI21EtlVferVWn1VXQ3WXAXWReXVtDrWX03WdULWVCVWZ6VVZaUrZkUoVlWpab3WnMrWWcXWZl3WZ+XWW4VWcJXWb6XWcD1XbY1Ca+3WbVVXd2VXWx1WcaVXeB3XejXWe7XXdsXXfdXXfuXXeQXYga3Wgk3XgCVYYVXYYjXYhXXYhlWLRX1U/zvR1NSgrPE5SXibK+bD1ew7QeALFb8TE12bPtA8JX3gQsd0Jo+Qh3zgMx0NSklxLEuZDTarrejRtc/iixu4AQmYgAzgBkawg3iAUgNIBwlAARNYAg0wgC742QOgiC7FShkgAQSAACFgAgBwAzfogqYMCVbpAjY1jVn4AD+gSxNoATRgAgYIAtNqs4uQnBuNwuYBJHSLKO0QPuTaGFEd0c4qtPeEncyivG7BrkAVNF6hoeTJvJE03EKBxVzzMkMEu/4KNhrNrE+RFevCIM9CnWqJzJ/JWBBDzNBFl9G1nxfbuJssXb6hL9RtL9UVnsxln9IlXRmLXdtN3dp93fLCXf/epd3TZRzdDd7PBV7XFV7Y3V3k7V3lLV7RPV7nNV3ond3n7bDfrV7Qvd3mpV7ptd7lNV7vjd7WDV/uHd/sHd7pZV2DW13tJd7yXV/ZVV/f/V7sHbf3nV/xhd/cTV73ld/t9d/+bd/0FWDyBeABRt8CJuDzbS9am6Tksi3uSbcJJDvB3KBbeSHSVa4unDFM9EtUGh85MaA7s9xpartESSyv2FGhNJ3ijT602EThEAhbetogeDRF0wcLyIEP8Fo7ILV4UAJWuaW/IK0lUNK25TslUAIaGIAKoFJcagN9CFs29QgceAIXkAIeGB8lOB2URUQSFdFIjCdV9c5LumCdFY3/Lco98LG3b7FcuDKk81kmTYnOxPC6ZypU9dm25Zq2SFJMxcHMHXrNx3TMqdNCf5NMHMqWb2vRRK4k/3rjI1rk4vIhSYZkF6pkFXXkxcxkv3XEIFLkR+ZkPT6tRu5kEO0jTfZkVDZlUqbkUP7kVD7lUh5lRnblTYZlVq7lSH7lVablSd7lW+5lCG5lYFblWR5mXb5kXj5mR0xmKMJkXPZlS37mZbZlY7ZmWcZmYlbmYGZmaBbmZv5lbr7mYs7mct5mau5mbXZm/8HkaZJjbttkbGnU4+oryHsnC0qLCG5NP9qbTqSYh6ATU8y7igiUBnQOgvBJMJTZSakUgRnZtJge/0KpHRlQAQ7wBzYxS3eQAgKogmsQjiWuABlAAiiIBxywAVcYaSggLSjWBxqgAgCwHdwZCCkWACg+lQQggIdQAnxgQvQRs/15H3u2ReJipeH6U9japLtUC1ClPm4iM/CAD0elvlUVp4mtkkX9Jg2RQvrDVLMCKk5Nv46KPXk1PZ7aPtxjKa5OwQqOPlPFv7Yms7fO1SCc61ir60al6wa0a5Pq2Ly+673+676eQsGGDr92PcA+7JAdbLcu7PtQbBaM67WGa7xGbMaWa8e2EMhm68pebMMmbMv+7MYO7ccGbc8u7dE+bc027cju7NYObNJe7dR+7c2mbNhW7XGabL2u7f/dZm3Ovm3a9m3b5u3EFu7enu3fJu7L1u3iRu7hNm7AjlUODKkBkazzCr25PQ/8ySlM3UGSko5ENdW5LbsBiU14GqylwExMydEUVmEebSwIUIdB6918kaaEsCUJiIFHW0OSKOKK5oC8AIwCeICK7gBRqOkeYLSCAOIHQBV/IIkiaIAoYNN4wAez7AIpYIG3VYJDi7Roo4lYegu8JbQ/jgziQ42K2DWjQLXzUpb/ka7OnTZFZrOVwCzkbaUJkp9/SxpVZFntorTCksx4sSJoGaFK6lxp0hgH1nHQfCtDBk2hfsV+gfIIaqQpV7YqN8rOha79sXJM5PI45pYtB05aE3P/1CGfMn8aKu9yLT9zXknzi1nzMFdzLGdzM1/ZLL9zOYfzKwdzPv9yMn/COK/zOR90Pxf0Pg90KQd0NEd0Rn9zRx/zRl90SYd0SnfzKF/FRJ90TX/0TPfySv/0NsdzO6fzQ790Ui/0Tbf0Tg/1PDd1RW91TH91Q491UJ/1Uq91Tr/1VP9zV8/1VRd1PSf0SaxnsHkcPZQVmDozz5wfCZuujCXUxoRJ8r6tydPAvSEs4HylKnBZmG1vFS4dooRDaWkdEq9VjziVDH+0HljDJTaA/OY764mHmq6CHHiAKFCBA8DDOMmCMg2thKjpRqMBGwAAeGCAKShKmRCJFfmWPbkf/+HRq+MIJE98D8zWLCPXjFIk1Iy9HhndnCk6WUEGIfZVRcF6M33evNzi589NM8Pl9DTvvOwcSanrulnTZwTS8eKMK70pthdKMwV6T573mza2H6CH+J0/ekv8eeBd+gZSep1netF1eqNv+qh/eqv3eayf+quveq7Xeq83XapnHKgHe7LP+qI/+69PeyDLebNv+55n+wFze7mvGrrvQrUX+67P+7sX+rKv+6EP+qRHe7yHe6Iv/LmPe8S3e8X3e8J3/LVf/MBHeqnX+7dP/MOHfMsH/L+X/M7X/L4f/MgH/R3X0+yqn/bJjV0rGD+ZrvNAY2IpRUYiNjyzeZ6nlcOw7v/rpEQbdac</text:p>
      <text:p text:style-name="Standard">KFgj2du9IWQAfjTTScxyxGcW9gIfQ2h4FGAAAKAQX6AIXSIfpv34XYEsBCGkJQIID0EsjBQOZxug2EPiJAIIypf6f5YC3vcVoiaXrlMw6Bi6kjkU/XjMBghOznusiwT7jAIg2VfTNqRIvnkGE8fRVmYOQoEGBBxsqZOgwIcUqbR4qLDhRn0KEF0E2ZBjPY0GSE08OVCixosGUHQ2aRLgR48KMHx96lFgzI8R4PmkCFclRZ0qPRomyVDnTKU6LNkPGbIkT5sWbK2VeJZqValOwWKfi5LpyrEawZsFKTVvW6lmvZLfCZZtR61Oxct3ShbqyLd6qftEGDtv/NefXt4P3Fl4b9a7auo8T99WLeG7ew4AjL77MN3Ncz40l/4Ws2PLm05pNV15NGbTd14JRs4Y9GfNs17gNh07dunft3MBl846923Fp4sgJc6atnDRz1cOPQ2fcXPdn4catzvlJd+LF7m8PElxonvzBg+LVgwyaHuT6zO4xBjVpVilciS+Nqj8J8uR7Din0D4EO/VeeUOkZJE8/GFzAD4QESjghhRWWsEA+OszTH4f+kSeegAI+FAAYXYRAQB9tXNMQDpEYAE8XLvgBDzzp1AGPCzQmIEAYKRggQRDXLNQeQiSmc6I/IBXRQBQ7bgSSCDYY8E8XUciAAgcJttddehuh/wfgfzxxB+BBG4kY3kw3eaklmO8p+GGCApa3kZfliUhQmHU6JGd65plp55d9ejhngOUhCN9CXCLI5ZMAiogelwL+yV6fXvLZX5gGivinnA5ZSmalZcKZXqdk2knkoF8yah6iXHropaUg0ZkomHzCSumsgB6aIK+rPrknrX6K+qqWwO56K7G/1ooesr7Sqimzwzqrq63SylrsssL2eq2y0Goba4LdBnvttuE+Oy6v4OZqbLXlrpstuepi6228uM6LbrPcnnusteZSG6279/IbsLgDy1twuwfvm7C9CAOs8L/fNrzwwxNHXG+yFEuc8cXpWsxuxRyDvPG0I2NcMrwei/+ccr7+mqwyyvTCrG/HLb8rs80CM7wyzv3ebB6w/XF6oKL9decqgiwpnVRCXFb1IYIx0doq0IaWymuqcQp6a6NPPqYVghIiqudET7bQ4Aj/RFgh2xYu0I8O63DUNXgdkSdXGyTCcyJ7baRiAwASIKFDCzoYngfheQzjBD00DGCAETH00IM+Zp5kJN8EFdBAF076U2YVUX7QhTvpSEFAD0/PFZ59JRnYpkkvDSRTo0i/ORN4Us3aZ+yCopu0p6SyCqzlbg7v39H/XRr0l4c+mqjymApreZ5uuno01ADWDr29qn7ZqL4crpmrqVi3Gj32rhrNKqWbQtrn62ECfyCosAf/SCr9j8Z/P6VAw8/+qDzkP+GhKlgCRBQBz2NA2+kPgAvM3/8KOL/3JVB+Z4JgBfl3wPrtL4AMjKACJzhA6VkQfxQkoQY/mEEPYhCFLDyh/V44whg+EIYdrOEMbyhCBLoQhzyk4Q456MAgNlCCF7ThEI+YwySacIlGbOIPdajEKDKxf1R8ohWFiMUNFjGEU9SiF6EIxhJmsYtk5CIIz6jCHhIxjSlsof3216hAqW9PBTQfTdiEKHKtcXb+2+MfEzisYEkKauo7i4BiQigORUpCF/nOmubAIAykbW1tuyQ/LvQFHdDjUwnhCHy2NKz2kMhEBEiSPvShBMf9KAiyagMs/wlJAwdUQAYTOIAS/tKGzblAEATA0+Y6JwA61U4JOfiHC6Kggg4g7YhJqxMBg1Y94fXPUXjC3pbCpMCSUARAEXlaW3ICFZI88ickuQmaDsOVkYhpabPzyk/W0zqloaVuj8lJaZQWT+9IZJ1UeaRLqpNP/JRTOxi5iUpQck/cWSSeSxEKRgoan4w8UnYSdahOLIoVjFY0ohv1aEZBihiOBtSeIwVpR03aUJSW9KErtWdKXcpNmLZUJy9dSkxtOlOc1vSiLP2mSndK0Z5+lKZAlelE0wnRoCb1oRqF50+XilSSHlWnTQ0pU6kqVatq9aknNepWfQpWr950qFUVK0/PWv/UtIZ1rWZtK1THKtKyKpWsQq3rXO/q1LxeNadofatd+0rUuLI1sF3l62GzKlKF5k4nIjHJPDWKvfUhsCXGusy4xvMU/ICNPpFpbKRIkrToXSuPYoNe0YZ1NkpesrUSyuQCosFJ9IQSWNejSYj8E4ATmLJM+JhDGNDwAVseoIhHq8ISHuCCBHQAmgXJwQNMCUzOOalLx61CAaLLt1G6KiG7Yqdn7dglVjFlLdYTnpkUKb3tHQ9O7DpVv4KXRZWNb1TQxJPvXiffUTYvUobMZvqsCSqqrQlr/VOUfK0GP5oF+D90a5OHViW+8zxYvttzcPYQaCitYZh7Gn4d9bhLpFL/Xet1vMLvh4VlYj2NGE4lpnCGTQViCLN4gBsO8YmLRmIOi9jGM15xjHeM4xqn+MUdRrGMVQxjDyfZyD0uMo9z3OKpRZnITa5ykF2MZSYLmcZZpvKQv3xjL3NZy2EuM5jJjOQuAxnNY27zms2sZh3LGc50TrOdp/zmJccZz3y+856PDOgf/1nPhBa0oZWMaB8r+slXPnOfA+1oNhea0U4+sR6z1yn8MlKbqf2IYypLzjYlMlauAp+bCmzHQk4Kh3Yr7UiUYicJdZOa3pVkP14gA7Xxw7WXHEEZvpCHhrSBdaAMifKYQhASReFESoBmEUBwhTWwoA9VsHYfcskqLWQB/wSFkMIUemA3HDwhCqb0R7GX1KRhxmMdcotHLgmCAw0UYg2nVNAjgxfrWyMvlHtZGo81Fc6yBqt2TfPf1YiUtPOc2nhYC/H1/ni1+v2qxdO0pniT/D9BKbxWu7o4+QS4vEBGkprvKzn39CtxUQpQxsojLahU3d7RxjyNE+ehzFlOc/dV8OY173kAcW7zoP+chD7nudGJjnTYHX28QDeg0J++c6cnHepFZ7rSqY51qy89fk0f5NanDnavZ33sM7/T1cnOda2rXewGbjvau37285pd53Fn+9xPmPNx3b3ufKf72/M+wr07D/CE/3rg7W74oa/d74XXO+PdfviyJ/7vkP+Xet8r//jBRz7zxcM47+o3qOtx2lOuW7B/8dtBp708VI5CHv4+XeDWc68pETdewuNxWv3gtjwGoQAC0NZrX0+o17DtByDkYTwEEi+O0CslkubgDwGJwQYViAIJCFDsk7TBAjmIAweUoAQLPM4VIWBBD24ihlYYoAu9BUkwPVeAGfCgB6IoU7Rd4Us1NU9B2lxTpsRe9hgYIN3JZGFY1JzFgeRGfbzVwGEVfjRgvsEFRokT03xHOJGFSszTTyCUmAQFY/3TQ+EGQPHFfdzTS/VTfjBFPeFHXIwaaXDgQWVGQa2E7GiFP7FgVeHgmOjgVvEgDOJTTQGhTNngDOZGDQ7/IQ3ChBGWzRL64A0+oRDuoBTy0xEaRhJSIRIyoRJuIRReYQ5O4Q9WIU5EoReKoRliIRdqoRp+oROeoRW+YRuiIRj2IB3KYRjG4erYoR6aIB+WYR0GYR8SoU414R4KIiDi4R8aoh8iIiMSYhaOIRwm4iEWYRfO4SCS4SNq4iXmISU2oiWyoSduomdJRmctVQaeRn95mhCq3ExNlhwexQbq1RGW4ARmSnucHntJjSP5Dl7QiT7kARdEQxkcwRWMADImozIuYzIaQBJEwybJzaixE2SNxbgwG5Lg10AAAQi4QxcYAQogAAQ4gAY8QLMJQA8UBDd2QR2AYxAsgRd8gBsc/8EHuED07RJ1CUB3bI4bMEAcjKMNfIA7GAESQAHIgMiiRA06QVYeDRLrKdQGPs/nbRr2pFfLyRx/lQoALpjWUBP9wF7wiNKlwMx4bWRuiZz57Ff5sEnFTQ0sSllKtp5Iwt7yNZHWFE/HEUqAFRxIek8d0d6nwOJP9k9QipDIddiq2STpSQtNttxS9kpTDqUAFaUSHSVTCiUuEqXRGOVTUqVSAuVWVmVXhuVXaiXoVdNYnqVTgqVaSmXDtWVWTiVZoiVbJiVdmqVdriVeRmVcvmVeuiVS8mUT+aVgHlhgYuVgHiZX1mVhWiVUIqZhXuVi7iVkOqZX3qVcwmViSqZYMv9mZablX/alYnYmZU5mZobmZj6maRLmZ44NpuRWxsWd6kUPRRAUQ4IJONkk/4nKp5CJiTXc7GFLx4mcd+kFis2BhPDEwiELPegAG/RDPgACF/TDdFYndV6ndX6BdkKjA8BA3YjW62XLVgkFidgjAShBaBVEAYBAF9CIC6SDK6SDlahAllQOdjFBIaRDfsaIG5AAFvBWNuKjMLUBPvCSG7hAIbiAC7iBBBABB4jbNnFIS4AaNQUYUnwSn0QPQl1gCnIcsk3cg1ke+vRb6MUZjinQgD1L9AzP/7kc372c/hynEIFQqlFd143oHV0TxtFeCL3eZfXfhpmYxMAoUsokwLD/SblkDbkgKbgo6cMt2VLST30VKaVI6XhRqZNOab9k6ZVuaWot6Rw16Zc+KZaOqZYmqZl2KZqiCphCqZFqC5NGppWKSpmyKZl6qZ2eqZjmqZru6Xm0aZ3+6Z2uqaDqqZweaZgeKpwmqlXOaZw2KqK6aZVGaqA6KqNGKaXiaaH2qaICqqZaqqRyKZ1+aqYSKqhWaqn66amS6qKGapqOqqlmKmCyT+udaMMNp3NpnEhmSnGCnR7dXsuZyxHZlv9YFoIMTYf0ov91V5lsxDrIwxdM5xdA4xf0w7Rqp7VSq7VWK3RCgDrMQa7yCwJFUihhziltGEHMgQWgAR4YQI64wQ2g/wAETE4q5YQIDMAHuKsLMAAScEB5bhc+rlt3KIEHgIABuAGMGME/QMAKBI/rXAuRbhqKQixtsYltsSIPPYpK9FNG6qBftRNXJNQ7uZMYFgRCQpUtxs7TmEU4eYR3dOBnMQREiNYJzodWDEUsKltw4JN3PJZZgSd3tEUJ4lMIRlTPlldU2RU9AVZeLS1eBZXT7hXUEpTUFiHVYpXVJm3TXu3HIq1cTa3Wgu3XZu3YFiLXDhbRhi3ZFtbWqq3Zum0Nnq1aeS3bim3dri3T2m3e4u3T8m3Vvm3Zxi3cMqHcwlXaBi7hDi7d7i3g3m3jMq7gIu7i9u3jUm7kOu7lQm7ilv9tY+2EWU2UZ/gFsJQEh7BcR34gggnQ3L4hELrgy3rtrgSrenBHcu7mYx3SQ9zBCuxuBogA7/ruCtTACvTu7gbvCnDE6+2RC95H6wnI57iXA1XK9gmYbzYrun3OgRBEG4SSUOjPHJyJoCiF0wSI0e5UT8pHSQESkViOxoZET8AJNJVL1BGSNmFawLAiyi1poGDQpRBNhA3SbJrc/xLKuPoO/JpQ8dQXb77mAm8NwjFl0s1KuyySCTWYtmwYFF0WuWCwFWlwjqFoM9kP2Xia/8qRlmWwCJ9wB6cwlaGwCbfwCr8wBx+QB48wR+7LBQspDbPwDIewDOuwD7OPDbuwEKv/8A7/MAiXcBHD8BEvcQ8r8foacRBHMRNPcQ4nMfRS8RNn8RWTMBdvMBBDcRffsK6MMRFrcRh/8Qd7MQ6DMRa38RqTcQ1LsRi7MRuXsR3LMQ+nMRwPcQw7MR/jcRyfsRmzx35ZcOq2z3glJXgCjR3KzjltnD5RhALX1v7aGOyxb9X5nhHOLKXQ2rAUmDcFZw+IXzyUMkhMDrylcrOGGAWGBLKorlRtXk1cZekGkv2iHggJ3FDKSkSgh9S4B/cKD+g2FMP9UGAoFWQd168G0InC13eNio4GksoZsgKxl7C+nrzoZEpa3kUKCyCF7zWbiyizFx+53oF1yKyQ68zV3khC/28LJ081jejfbU/8SpNG+s8962pIao9PSnM/J9j61LM+/zNBuybD8bPF2i8+HzBC03Ph2bNBR3RBJ3TCBTRDK7REWzRAL/Q+X7RHT3Q+P/RAUzRJh6dJ+zNHH7RKQ/RIt3RJv7RAo7RMZzRIb7RLOzRM07ROz3RD0wpOx3RP23RHBzVPA3VF5zRSn/RPE/BONzVGf3RRJ7VQL/VTazRVH7VT+zRWM3VXX/VN96j5UPMASliPdtNEilJgGjJ4rqig9df58mjFqt57oHXgHZgj1S+dNGT3Tsru0F39Slx4VrI1B6DyHiuvWAX37kke1VG/qQ/5VDPV1VpCLTR8kSiMLv9Qy02zv5zmh3YIOL0F6LosUJB2cjAUfSxvV8wHz5ZiaICF7ExhYPCg074UwaUJai9tJAOVylrgapDsQ+VgZ4nuJ56sZ4ynaffEv8V2cvM21oa20gxFTk1ydC/3eESWdWPg00h3TVG3ch83c3std1eVdzv3dDc3Kj53eaf3eYt3duf2d4dTeB/ueCO3e4P3dW/3e0N3fKs3etf3fGM3fmt3dQ84fJt3d//3fq83gOd3gcu3g/d3e9P3giu4gfM3gpO3hUM4gUt4gt83hx84e384hV84g1c4iPt3ik+4gIe4fk9yFrJ2HHIsovRe6boPp7lvdCeK6gCVCx4FeNlej4//1DvLM6dRRHL6h2PFSS23gbaVZPk47GQFMz7BSvm+z/jihd0kRPHYzor684TeMO5URIJ4F+n63qc15NF+5/3gyeJilvTgeErODsUWEgRxWuwinCCjDyCBT0Vaj/KeC32hluvt1zDz15L6F/gq2DQhNk92yEnunCUDqX6NWJuGiI5mU5c+Svw2+i23eaDs88SamKev5AmX+jtjMKoHSguv+qgLKn+Zeqs7nVvzDqnT+qefOq7Luqrveqrfeqz/Oqxn9Kt/JLFrU68HO6sn+7Hb+rCLOrIDe7OD+jgndLGHuvdce7XXOrW7erQ/e7Z/u7FDu7OPe7iXO7Zbu7inO7fr/7qya7u3o/u25/qsv/u6zzuvSzu5d7uvL7u+nzu/27u8x3vAYxrakRr1HnBUvk+LeWFh6AetnsWfxmix9Dn1krp/vclCahbp6l6B2EeH6bh92J7/Uff3aInUJLaNwuCh+3XV8BtO5SJejM1Z0Q+guITGTShja41dS3CyjWeFYowvT6F7iAhFhMknOeXpgvQBugnV7A8QpyhNBqnTk9jzuHP1qJxJXl0U8xBCY43KITbFzpGoSLbl4CSfgC8A6zDwgD2cJqX7ENrnaU2ppO5L7iSPnT3F8bTdLxzeh5jeczrf72qMMg/g+7PgN3TfF37Nyf3eKz7h63LcK9nca7KKqv8o40/+i1X+4GO+5C8y5T9+ki3+55d96Cf+6Ee+AGr+TYp+3au+NbN+4IcK5Hv+6oP+5ru+e8H++eY94tN+6tt+7ON+66P+6wt/7x++vgH/8Z9K5hP/7IN+8+dl8rdJ9Jv+9Ddl9Tu+8e8+8v+99f++9EtzlBWNa/4moNPKmES8DkNwjTdf65uLJGf8OH+9s0RmM2HYafFcWpRexQLEnHhV9AmM1ybewYRzCsabUyVhRIbxGkJUmLCgvoECNTqUaFGfxYUhRw5sqNFgFYMUBXK0iJBlx5YYKarsqFElxpkaeRrMyDIiTYcEg05kOLFhRJgtRbbsSLGmQpkKjxK1aTX/IcGHOLNm5fqQYU6IJEmCNbmRLMQ2EB96bTuwZliBWi2OvTp3aFaEdvEO3OsVrsm2b9la7Yt1K1ySgevm3XjWLuDIgvnCXcv1cd25eNdGTVx3L2a6XQlL/gu5K2O3WCmTbgz5NOvXdQvKru06tdXYonOvFn0bbmnYjHmrpvy7tHDdxI3Pro28sXKcu5vnfk48uXO/zGdb/7waN3fq3bHbzm59O+3q5aGHV19lfG/25d2b5i6f9vfWwbXDv7+ervb4Q8+/9/Dzjb4BxfuPvAATLIzA+AC8Lr/o+pOwQQrBU/A9DPHTcD8IFzRwQv1G49A+EsVyDafNuJvrttIa4mgw/4+AOiqpn3ziKDCFJqsQJ+BG66y5sFIz0iGZplpooX+cpOmvJc+KESqa2kIporFY0io1oLZMDSWetNJoqYNESpJJqHiEKUeiVkozScMeYxKpvLDMCaOmFBNrooQQgslH79TrCKGpENrpscWesjFNo6oU6M+LeFz00DTZZBJLj57qKahKV+IxoqRorJKni+AkUyJJM/IJzaMeLbXMKj0yaKJDT9JJTU2d0rWkT4WS6CdULy011VxdzVVVP0mttSRlk4QUqEIdTWopQpdFFU1nXZVWqmkNqlbZm5jNVlVoG5IWS2qbLVQnbPsst9tu0/123WuT1fbcaGPi9V529wUXX/9zBZ4X33DbvRdebtHlF2B/fwI4YX119LJheyGuVmB5Ga5XXHefwjjehUft1+JmI853YnWzdXjcd0FWeN+RK+4Y4Zcl9rZgqQ6+eKSMRaaY451NthllnEmmmednQ44Z6JVLJpfogTd2Gumhe146ZXqpFhrqq9nFEdmbmJZV7Bl/jenHrsoCCc+TkEzWaKRYVerZn+gO9KKrhgqySif/wdOiXbns669KifKIqFhHUsvU2/JdKaeU7lb28MRg7BEm/xBf1aqp5N6XLXKNRGlwsmy0G9DXlD02TBv71HvKt9S1Se6erDW5KM9N3fdWHnc09HTWobIb2jWDUvpNdis12Nn/UHf91ffgsWQXW02dt77OldzGFcpcI31qpk5nrdvLRXOcHNBjga1XKFA//Zh7UZNa3+n2H6X/ohxpnb/ZPgGdSkoui9/+3pQt/4UKU3ASYPkIeLw+HdB+AYQfA6+WO/bdT4J3018F6QdBDCpwghtUmgXr90FGLVCE6uvf7Uz4Pg3uiIMrbB4AQfhC7qnQgCyk4QlDCMMRdlCHCeShDb2EwwcG0XpDdFYK+ZfDGQrRhUv0oRGV9MQkRjF/U2ziEa3oPvyxSYsF5GLjoPjFAcbQiWS8ohkp+EMZqpFcwUPe+opHFZqUJSTvmtXDhHi+wKUqfVaSFaBwBTZZ0S1Wrdvd/6tc5Dds+St0nPrf5eh1J6hcRntdIVISt1Q2GqnHjkr6Y6QYhztGDk+IBntJVNboueoxxlY4AkkhRRmXQTJplZQLiog0YxnQpEcyXFkLXmQkFiEJaDTFlIxeUBMivITkL9/pTGfWlpfOXEktBjJLNoWposutaEB5VM1iChOaEEWFnFmZS2zWuadl5jGdmTHT3tCSTXWG00DwnA1nCtMikhBpRdh8J+x6ac/PGAmgxPwRV/SZG37SU28JxedAkVTQeR70nxYVKGoaypiHYtSe8twoVjpq0WsaJqP3hBA5GUpQlV4UpSEN6EL3VNGXntSfMlUoK0nqUnnitJ7zFClN+f8SzxUBNaIaJWpcjPrRmAp1pjxtqU1/2s+gSnSl+fTpUa2a1JeOdKpN9SVEEapUqdZUrAZ9KlbtpFWqcpWsKR3qWYu6z7GCFKo7ZSla7arWnNrSPFoFT/Ssecjf6YpxsrSbPcWpmbQ8s6BySec/U7XKSoEPJX57JuL8JbsnRm+WVQmK2d6VvVIqDSTG68ttAOWvHukyI5F7Cp/Ksp2SRLNVOstJR35pSMP6CLKOMdXzPmfJuoEqlqjkXmupIj+hiOt00b2so7wklOSKqnE7YdWlFgk86HWPVMiim9bEBqfcuoqGqCKW7/LVqkV5K1NEQ+Qlr1fHE8akTmQzr/NKBV3/6vpqVcTa1H4PJuBd0SpVAQ6v/Y7Hu2Xl9r4KLu/9GhysB/83wWCbsJRGWyf/ZgrAGv4Vh/mr3BmBOMMW1i+jOtxfWrouxfkdMItLbGAIh1jFMy5ggS+MYkyJeMU7dvCHYfzjHCOQxjwmMoKNLGMkC9nCS1YgfgX85AYP+cVM1tWRGXy8KGd5yhIeMYGxfCMfb9nJXW6xiQ8cZiDr+MpfNnOR0VxlNde4x3SmEZfFO74l/e9GRcyUJUv1UGo2ZjFZavBpy6ezNE3sIumbXnT1VhG1GRMjfkNW5XQm2sfwSEt4Ex82aTiY2c7PVn882I7Tl9jY4ootXzkcIavnpsBU/7mX/oSW/fYyugROq4hQGU1tK3IrBIJKkLum1JWHizyxXZbF83sgfuNovUkeW7zQrqNrPcWpQvpZIdc2866Ip9/o+cpc5EoXozqL2eouyo3JQ7</text:p>
      <text:p text:style-name="Standard">LQMkWnE5MbR2+aCaCNV257OwXfqyqKR/hNX3/vEeBoCrC+CY5t9U77386mMsN3nauHB9DZAVfhvh2usfu6CuS223jDBXnxKYdc4/zjeMk9ju57KzzfA6/4uhf28ZfXbuQzt/a+bJ5wnKuc5BZveapQDnOBE52M/YY4wiW+cJkn3eBL9/mJJ/70gpu8502POdKvPvSIh7zqXO94zV0+9bDTCepYL7vWj472rpOd6P83FznQda50jBedyq+iIKtEmKvE5QXi4Dsvtc912uVJG+YJju7uNuUiDUJYUhTRrLChDaZcfqW5TIoUoF2H0lMKO4Ihpac5GQdnacNv3XZcZUrCxJQD77BKJ+0StLQUvXQVddSsrO+wxRKlyIClsc/5jIbWFtxpQgigvFkbiHj/TaZaFDVtAWhufI/OvjquQUbaCja/SXqHNhaiLwUm9+sZVp3W8zAQ9T6AEIQYCxGIbw0SVPwdw8tgNlP+x4n++7lDf/br3/3qAzL8L/8cJABRZADx70AAUNYEsHMUsEQe0P6kIwELsP0aEAElsDgyZPhQhAIlcAGBZP8cMP428EP/OnAC+4MAQ5BCMND+KtAEm6MFPVAFIZADQfA8+s8GTxAH+e89VjAC6S8Hf3AHZRAF6w8JYfD/RPAAX1ADi8SjIANGBGr6Do2SRgtNiILq0mu13sJGko/7yKmdugqyNmMxwMiVbotubCIe/qENoEmW2uAh2kAO/eNP4IMh3rBA1oIPoQki4AMQ6RA+9OFPqqIOLwMP4UMQ5zCPNm8Qw0IOa2MvDnEO9xAQJRGe5rAS+7ASoSkSt8IO6eIO9fAQ/QMSCTEP93AO+BAQQZEPD2IVzeQQ0+MQ6xCaVmWYCDHcNNFH3jAVHbEQoSncbKJQ7BASh1EXSXEVJTEOh1EORxEW/+EQGg0xI14xEu1QFn3RGiFRllbxF5ORSw4RFa1RFocxD8txFJdxDp2Rc+hwFH1RGH3RDpkRGtOREONRFguCFJ0xGhXxIPgwEvnwKLbRE1MRFQkRD+1xFf1REOnwFwfSGAsSIQ9SIBUSIP9RER9SHyMyIycyIBNSFiGSDjHSIRHyEwmyIy/jI58xJDdyJBtyJUWyH0tSJR/SIhkSIDVyIYMxJQkiJm/yJXPSJGXyGmnSJ22yJXfyT4RSIF1yJj+SIkGyKZWSJGPSKYsSKn8yKS8SJnUSJY0yKllyKrmSKfHwKiExK5FyLHGyJ0+SI8FSK9cyKNuSKNHSIOPSLKmyK/+H8iwlsiaHEiiXki77sifDMhblUjCN0i15Ei7VMi/JcjB38inv0jEXMzGtUjKxkjIBcysZ0hMPQhrLMbbkEBYfER0nkRVt0RsDsRVZE5MQslYGERvhcSDD7U9GExy10S/AcSEl0S8uETg3kSY0rTG6SjWKEy4m47U0pzf+0J2Cw520ZEWcMznzInCKUzR2pDL+EDPGaXGqEy+8KTqh0znJQ23mpDwZBNTIszq7Ij1Ngg2psz3nkzpJAnB6RD6dMzxB7z5FIj/ZM3QIQjrxk0D9s0ARJ1H+00APR0EVjW0O1D3500ElNEL3M0K5YkEdVHIyNEIrlD4h9EOv80AtNET/J7RD27MtMpREG/REWTRFJ3RFQZRFUbRBY5RDS7RDX9RDZ5RHIVRHwRNHg9RFa1RIZdRHibRHb3RIR7RIlfRImTRJTRRHf1Q/m1RKl1RFrbRFnzRLo3RLOZRKAfRKjRRMkZRMx7RMofRMv9REwzRA11RL3RRBu1RM3ZP1BjRDN0mgzsQ/eWshqNM5qyk9BzU5AbVALe1BpZA02BOR5sBv1mEd7mAd6GEd9uEOLBVTJxVSLzVS96FTJfVSJZVS76AdRrUdNHUe1qEdOJVSR3UfSvVTPZUe2gFT76BVIxVWM5VSV9VTL1UdOJVWK3UdftVSNRVSPfVXiVVUjdVVVZVS/4v1Dn4VVm/VU1NVViHVVU/1VkPVWNVBU5sVUiv1UrU1Un9VXL2VVTXVXCn1WNchVZ+1UmE1VF9VU7nVU8X1Ut/1U2lVUi2VXyf1VDmVVJc1WrF1U/+VXrnVWkOVV/u1YAWWX3sVXZFVXKtVXAGWYL21U3G1Ysl1XA3WUr31WaN1Xge2WFPVYFN1Xk+1Ww0WV201UlW1WP01U01WUicWY2t1WBW2Ykm1V3t1WlXVYYe1XkPWYBGWVDe2YFt2ZCMWYDXVaKGWXGm2aaG2YDMVZ2fVaqd2aZ+Va2m1akfWW7F2Y7U2bM8VZL92H87WaMmWVb/WajXWa7d2bcWVa8eWU/+zFm7FNm3plm2vNm/Ldm/RVmr91m7jtmKJ9m23FnELt2nr1l8R121ldXCjdm4f92/xlmIXN3P7FnMPl28n92k713HtFnKTNnQDl3NBl3Av13Q7V3TNlnUtN14NN3JTd3Mpl3H5tnSpdnYBN3dH93fltnY/93bRNnYrt2uL93WHN3H1dndbl3l993jbVnV1l3Rdl3pRF3mvV3ird3np1Xi513qDt2D5lnc5dWFDdlmPd1bpYVfr9ldb9VSJtVxxtVjV4VZ5dVPntWZndlxHtlZ79VvvlltnlVvtdWeR1WHvVWMnlXH+QQku9X1L1YLf113ZN1lJdh9S1YMnNWTpgX3/MbWCSxhgTZhSP9iDa1VZiRWFS9VW72AeSpZYZ3iGB5hkk7WEQ7WGC3iHlVWF3XVSc5iDSZYeeLiI5+GIgViI6deJLxhV3fWI3/WCZTiK35WIf9WGM1hSgziFmxiM5yGE1xaK6WGFqfiI6WGDWZiChVhfP1iEiZh90xiKV5iCyxiOLRWLR9hW1xiJ2bhu3xiDURiOrXiFv1iMbbWML5iPX3iQwziMc9iJJ9WPUbiIS5iMB9mI5fiPObmCYRaO3RiEL7mK+XiNLXmDEfmKR1lZd9iUORiVjViUVTmOW7mUi/iUy5iIaXmWG/mWWxiWdTmVZ7mXSfl9OzmXNXmYQzmP/40Zhl/ZhYVZlpm5iX35mKH5jpV5miH5Xa35mXE5mLV5fom5mW35msE5msUZlLmZlUPVldE5m6d1l8m5mp35iLE5k+V5mdm5lt35l5E4nfV5m9+4ns35m4E5oFt1nqm5m+0ZmcNZoMeZodvZUt8ZoeNZofeZoBvaoO8ZnvM5owd6lfu5ov9ZgzF6iDV6pL3Zo5WVjxvZj2Paikn6ZhX5Vhd2klv1Vr+4n8X4gn8ahUUZjfG5k0O4ivX1nnc4qSnVUZ2kB17VUzM1qseVgac6qoP1qqEaUscWYK81qoXVWoUVqrFarOOVcrUaXnWVaL+aq+2XYrX6q9OaViM2WLmabP+9uqzbtqzD2lvtWojhmqzh+q+l9lXhNbC72qyFdVa/mrGFdVjjOl7l+q13FlKxmqodW6oDe64p1q6v1qwtG7Ab+6uXlq3b1VutdbODNawxlV/HdrNrd7Jjm2jF2rOn2q9vW7HXerCzWlj7urfF+rAp1bXTereJtq3z2mfBeq1Be7OpmlMFW4SD1Wu92oJjm6phlauFm7CZm7qpe7F1m7ULW7e1e7q5m7Cl9rs7e6y1+1pF9rOtWroT22vTm7bXe7yJtrzhu7vRu67re67ZW123W7/Pe777W7+xO7fde6wHfLr527rtO7vx+707dr8L/MH/+74V/LXDm8Aj28ApHMH/21vAKbzDC/vDwzvEAzy/SbzBLRy8rxvAyXvCObzFPfzCxTvCNRyuL7vGTfzGU1zGF5zF5dvGXxzCE3zEaZzIfdzIMTzHk5zHl7y6mxzHkXzFlRyti1y9ndzKZzzKs5zJt7zKRfa/+7usI5y6dVvBi3yxsbrMF/xjVxtq5zyum7u0PfXErzurD7utC9auU9tTlaANneRTh3vKqfWvgzaUeXqwU/W0RdlikfqEgRqx6dfHN7xgCZpiCbqEy5xaIxagFxjGf9q2eVi52di1AbmI9drRvzWyzzWHlfuL8baFhViHC32Bd9alTX0f9LerQT1ZiXZ9V71kWd3Vv/haF3aD/5c90iGZuHd6rf280hX9hCf9ia/dsoOdcgd5kaF6XoXd2X242jvd28Obg8F9p2E1iLe9vhHbpZ0WoSW8r03drUN9zVmYwmn41efdaOtdgyXcqoEX1NsWwWvd32P93nndufF9zOn9ue2dzhW+3Hm94B0+4IM94ct34K+24vv94f894wUeh4fbuC2+ZzE+4jV+5Pdd1Pn95KU9rSV+40me3/384xE+5UVe3xve4y8e5utb5xm+423e53075lV+54fe5VEd4E8+34Veuw3+5lH+6IOe4qPe5Jk+5DV35lle6ou+6Rl+4a++5Hv+5Y0e6Ll+5Xme6M8+7GV+7ZU+17U+5/+t+uRfmIHRnqc9XbHj+5EvPnFHuLVbHnjRvdoJWnOLmpOlOooFWI0lddD/oV0x+Ktb/dEtVrA5+7f1mrjFe88zH7hR3KtpuLaz/bnBu92z+tt92+7Fu/NjnWKRneOvtcEn2+hz9dc9H/dte/O/PfZzW/Ox9vR9273ZtfiN/G1D27jN+tyJX7mz+7CnOq/VXJSd39J937OPO/M1W7Rrm9c3/7dvFe3vfPm1P7gD3L1JXvP9mq1n3+bdm69VPLEHOGjBvLpBO4Dv32LTP9rVuscBoh29dvsIrtt3B2HBgQML7ls3b526dfQkWlSYkKJGhxsFEjSIcaFHjhEnVpw4MaT/xoocWY4EmTChx4YGS2pEeTDmw4oudx58+TDkzI8PbZ68qHPlT58iOQplSBSixaMpk/Jc2pFmUJ1DSU61WFWh0pY/teZU2LXmV5wqr5JtChMtVK8mwZ7N6NagS7NPgUqty9ZqR6Z++5o1arft4KxRDUdFHFhsXsJ8uc5VCxip5MV7G1v2C1kzXs5lPcsFvVa0z56MnX4+nDrsaNadXZ+GnVn2aqy148q8DJfvwaVJxbIdzrL0zsYfK6O8k1JiRuPDEU6M2BPkcNkptTutThT6RYLioyuJ9y/9OoogZyLfKNVnxPlKsX+1Sf+o/atQ+5ddSZRB0Vmnk3jLXUUfflJR/yVdSAYa2NxI1XEVlG8OkadOTBkSKNZDGUaXF1XQjWZfdxxapCBPAma0YYEeNiiTQxqOtxWHLsb4H4Lv2WTjhgQlqJF9QSnF4IvXIScQe/y5519/I82IU5PuXXjVkfbtB+CSwJGHlkpYVgSkkAB2iJVQXc7oVHjWNXgXRwO2eRaXMQYo45obtilgdXCe2SWdcj5XI45vqsTnnBfWWd50FF40YYcxUugnRoDi+eKQhD7a56F/smkmo4HWKKemh0KpaJee7ompoXSS+mmelhaXqqhqJtpqpY2WGmqkm97Z6aCwIioropP2quelwOoqKaeL+uroscGySumpxub6rJ2lCv9a7K/URgotsa82u62o3S6bLbhmcmttrdJqe6646UbLbKl3tXjnc4AW+KF0vD5o424RMaWkcknSZ2mSOu4XFUNSYTfUkrs1tFKG56X3z3rJvmjTkUVJmxibIILXYaTF5mSiXkGe7CZS0R1XI8gu0phkXW7NO6eKKlJ503Y6V6jwgQEml9zGK+O73XTw6ebxeDPr1lzAGeuMk8xJHkqyaCv/ZymjVtolc8DJ8ai1p9559969ZNq6cXJ1DXl11FDryZ9mHbudNcZzawhl0lrhm1RYysEoaXn6Yh2qi2r+3WLgUUPY042ZTidh4ngv3l3jDj7O84oO5msv4ZdDGjLEkhP/SLnnjhsKueg3cj74QsR9PmrmHq4ueL6uA2t4nYjTXvrthbebuuZ89z7176AHP/vmtTP+uuOHNwX45GAxjzvwskdP+vSVN3/585Hzrr3psHuvuvLEW+687tCPPuL53OfO5e7mh+877Khfzz7rthdvf+zyD08cnPyrPZ86C1aOE7SpscdWPqJLg+JiwCEByUh6ilLO0FYsz9CtPPt4yDrQk54+7M1YiuIO3i5GtA+xaESfoxe/Uggyr6FsQVl6UuKiwj5QjYpuCrza0rLkNQVCbzdCW9itrnYgktEKdR8D01LcAza1wQ2IcTsOwhqyqMCJBUhODBqRuKazf1HRYEFU/5iTRnhAI9qsPT1rGA3jZkYloQtDfFNc+36FJgLisWUso6OM9lUy21wreYmZ1VYA+URBFrBeMLsUIkWFKuOwqJGweiSdIrlCCsauhCVMpIXgxMhAVrKTkCQhIdliSCUe0pMFVEkoEznKVZZyj0kTpaMsSTVT1hKWtyTlJXX5yk0e0pe5pGUwU3miNc2yWZksJLBUWbVlDnKXwoSmMn9pzEnakpOyxCYzT0nJXnazmN+kJjJZGE1vTvOYz0wmhMgZK5rZ6YH9SiGFXqjMsYxlYCjqpxiHFMf85Exqa2ySHB9msob0oAoUs5g2+1k5vTCHbXHynyx3NtGKuupkJXobOP9ZVqbfsVJCDnMcDYUUIdYwcDgEO2iEALaxjAEQg+gTFqNm9i3xXPGXYHRYmQaatwp9Z6X0cRscFfi0lSLxpwDN2ZUqeNP4sHRkFKRbx+CYNAwOCmRAKRyvMBS+/BnNVMo8nYneic+XVSUwuiHaHwPYJrVWba1xvRhY39o/lenVfmfta137NtdomhWueD1dpQRX1hYS9q6G1Std+brYxJqUro8dLF4ZCzvHClaxl5Xs5TTrWbfeFbOTDWxo7XrN0wJ2nqpNLVrb6krTphW1r/0rdVg72zy6FrarRWxud0vYxlJ2s6uL7G8niVveArewmR1ua9F62D5OS6irEuoCFzj/KwFybazyiulfdva2KoWtbo0JbG72MZCJqSeTeAxLQg0GX9eFiKRqfGN8yfjUN+UQnWKVXAP7idUiDgiH8dEjr1TJwgQPyECRpOObEvgqF1rQgmQBzh1ZR91PnRCwJpynFAtaQ5vBp3uzbKsLtZhg0tXuaEr0r8oepEIV8hWGVv0Sk9yIJSJutKMzkyLVijqm66IyiUnMDRh5nLMi5cmJRR7okZMM5SHfB0lHYZDbkFxlZ065yVa2C5Zjk0YmB8zIV4ZylqVcFzEqjMxeNjOYUybmNTu5zFk+M422POY5t7nOb16yVOXcZe3y2chw/nPM9Czor9jZRHgGNBgT3TVC//tZzYcONIAV3ecXxbnSj750pJ1caEov+smDBvWkqQxmOmNa0po29KhV/Wklt1rUqd7zqk096xy9t41FFHHcRLJpIsrts/SiJ4MDJeHjoTjGw8MnjA7iQRD+ow+cUgtZ5jERiqRYwXeoyHrmkV64lTdNFPVxmU7ISkaJkdEZRnVVp4fsbTOTkdmz7lDR1D7H4khx+pKeve8pF+x+i2zyeeN3cyk81nKPWlAdcIZXvF9AbZTcMcxlXRlO0U6RdWSMdrjxCDVugufpSIlmGM+eSBMzkrGpUZKoltQdVfl+8eQUJqPCBricpsr81/+p+ctxfl3KfDGBDNoLEIEOMaEHuP/nX9k5P1uiHaMv3XU+Pzpvop6jmTN9bTZ/ukR1bnN9Ur3pXWfy19+zc7Efmus/vzrYsUp0u0jdaW5He9hxuvasWB3qbx86eIqe9ZvXXelaHzvb9352wvPc8HoXMdKxnna8A97pZs+53eH+d7kH3uuWV7zaJ1/2Ane+8YXP+9wF/5avkw3Jxylz1ngkuPx+d3upZ4m/Ceiy2+K+YEMVMuTQ65EPNlTqLrfIeuihjpNsuF8m/3Z86ki72Z04qAbvolSfatC5IJjYiMXoW6PTUZ/52i9JH5MCb+Ydo30MYa1OmbDyXVAJURRE+J2hBf0Tu+xu27+W0Wcg4WN9VyRHvmb/RLbUNE7UUVKzGvwkUAxjfT42ctEjY3eUWYTiKfjWLBXnYIBTUYk0Lx/4VeJSL33ze+lXKMPCLSMoSe1WK92SguxFSBZnJi4ogjBYbfd2gje4KirYTDIIcLQyUieSODqYUzYVgjtog0dYhLtSgjuUhE14K0bYhOHBgzE4bj+IgjWYPD14hTmohFT4hCxIKTSIhFtohTiYKllYhhyohFHIhBkGhmZIhG6YLF/4R2HogS34Ls9ShXOoh0DIh3jog2fSQJPDYFUobzTDHREEeUAkX01jcSoHYl4hiScTR6h3fRfUQUowBw3VgUdRcDXQAjowivLQAqdoiqeIiqqoA/Kg/wOvSAESkXHa4TbgB1WapFvlZYsYJIbl13HKgmIzmE83xHvn5oUR5Fv81iPh9Cg5RHAc411Y8k+7l2LrQoygU3EdUz9+lDvd939DtXvyxIVZM4TuRXEZl0F3mFcgpV9PFlE6MmEQNYAB8xYCQ4BmAXqXeEFS5TuXSH4oVxpYtYuE44/4CJDA9kUD2Y9llzAHySRKoZDFU5ANiTMIWUVTdXIW6VKEsZACiZEEyZCp15EJ+ZEjuUYiKZF3B3MZ+ZDAMRgp6ZEbw5ITiZKdEZP8CJM1VJMBSZIyCZJaQpGQ2JL7OI02qZMmU5FDCYo4aZQniZRCqY9LWZQ86ZQcmZMX6f+TJrmRL9mUEFmSV7mV2dGV4pWVYOmSSMdUMzSNs6gVJnNW7ydxaUIbWddS52hNu4eXFPcv0AUd3iZtFsMlu3IQFGACqjgMLbAHw7AHLZAHjOmYjZmKpuiKFLAC81BP+7UmUuIwH5eI5gM+mklDY0duDYk0ZshtphJK98Q0FreWpUVvPWVETzVB6agWDnhQ72M7OrOUB2OJjsiGb1OI/cNt07c/5YZgMhZAsbJ/zUaMQYg9y5lZYmYrIQKAP2WL+vFn4HV/B4g1wBlkbeRFCIRdM/NPsAkx4Nlw75Fy8FGeRnVd6Dl/6smdWWmexXc7HmV+5JmeCkiPQnRV48me+/n/nRKZngsoc/TpnudJoPFpoCvHj/VJZP4pnuv5NQJ6M/0ZnlFFoSUJoRhaoPkZoPHJn/CJn+innyI6oEbHoCBaoSh6oSSqSSzKoQlqnxKqofP5oDQaoRnaRDjanpqnoCpaogDaot75ogs6pOfpVBx1U8UnJQ8zZXbWMsqzhZOiX6eJJtu3YdPXL9wTNsKXHlVQJfezHhTgAHogCWyAAQvApgvQBG36pmwap2/aBI1QmCZAAfugBBRBNTzUe0rFiB30Iu2gBPSwDwoCUqXEcekIg/LGL3GYh3pUVgemgoaEbsjpLtyUPrc4MmEidtkohImxfIJZjDzEa9DHR85pbyGl/2HEGI7JpFGjKYZCtXxyxW4TRWD0J3jaZTdH8oBsJG4WuXJI2U/edZGZ0ZFdV5MuF3bxmKybaZVB2qyp8azmF63MeqwXBJPK+pTQk32aR3tuhH7XKn5eiazbCq1cia3mqq02ya3kOo/ida7umq5iua7y2q4B+a7qWq74Coroaq38Gq9O9q/0GrD22q8EqzT6Wq8od68KG67ZF5TeOpTOCrDjKrDfarEGi7EIO7CAF7EtObEkVbHUerECp7Cr6kTIeipcl5S0qo5g1Udz+Yg9Y50w0npiY29jI3NrpSEVoV4Vs2/FAW41oActgAA3kAb8wA9psLRM+7RNy7RMSzHncP8FXDCKsagOHWRYy8l/yZJ0W6sEUyOo1XlGRMKAJxWaPaSzU8Gd7zhGc6mrH4mv33FgX+KwvPcY8dow/jl/FzZTMiRrWWWIecWS4IidD8ikIKZyMapc+eZdXXOP9SdQdutJL1eQ9aG5dRNLETRe+BacGsghfhRNrESCK0ibM7gv4PhM5ThWvNSMuKK3rnS6qauasstVtIu6s3u7OpS7p9uDv0uIuPtwKxi8xRu7vou8cnhgy0u6G1dNrktezoJO0JtK0mu7w6u8sMu8rytMz7tv3MuG3mtI4Mu6oTK+00st1Ru+0Vu7vKu9Hbi86Zu9ySu/4ou98Gu/1tu67yu8+9v/vtfrv86rujBkvFyKPVo6pdk5ifelUlTpoF2zU+PHuOC6MwgRtEqAF3tLEOpAAZIAAQuQBhRDwiVswvzwD/xwDgbgAHmQp+shMu04u+C1EBYwAAYgAxOQAQShAClgABIQAy8lcghHji7js8HYXejLgjARnIf4qLhzYkRovo76p8+4NZW7qOv3v9yncO+mXSjFm8qHjlYlg5IKfbV4g</text:p>
      <text:p text:style-name="Standard">QsWLJE6vVgaWw7HxrSoNGkxRN/VgCgrlQybZz4xkIpbsGE0VQIllk1as8PqkxoTm/skmkT6kF5hN9GoyIeWc/AVR45crIk8GZLMyJVsbZfMRVxJyJRsyFKFyJ88yPRXyJNB/8qZKMgAicqirMrrxsoGhzOvXMGWXMr1dcpIksqLIctiZMquzMuw7MuADMmZvJsH2MidnMutXMvDfMvMPMs51jS2PLC4PM2RnMy9zBq/HMi0XM3QfM3SDMy6LMyTHM2HnM3IbMEUJF7lR1ThJcedYzsrVjA0S8w7G6pLpc9MlVA4qyEFAaYVUzU3423rQAF78AVukMJT69AP7dANncIX8AbyAANb61AtNJzRh07rYMMVkMMZQBE9DABAPG8UeMbQSU/+/H3LgtLLqEObUijuF1K2Nzqa9X/8l2xDSF7+IY1aU42BJJQLGJUjBm8tOyFfi6oqraiSq5OswtE9kmJ5af+pUo3EOTRFQENfxdigL7qoXf2euYpnYgLPtmagLEZRzWezZZ1oZ21udhOkvJyeZP2eNAxg9hl0b0PXSqpVC4LXbH1pbm3XvvrXZNPW3znYfk1keU1Be02s7ajW52fYgY3YfR3ZWl3EviqfAAPZYY3Zc222jw1Vly3X8enYnD3anl3aeh3aqJ3Wqj16jd3aaA3IcR3bZl3ZSE3at33YXm3ZsM3YuO3bug3cgK3ZOkaAScm4kk2deMsUyqliZhg/V6pFTJzSmInS0lUdhroe+kAx1LaW65F8FJEBLcAFVzC1Jqze6n0BSdACFNAQ7hdys0uN6jAPNvwBIc3DPgzE8jj/vdCYhy+UbHzSPIPCs1ANs7XE0cH0Yhq2OfhZxSqGqWmkxeHZtdKd2W1GzcuddLrIqrmrwJcKRnzsud/YtjC71F784db1i8ymXR9zxSdDYanxyU/zYYo2rZZHcos7YuSXUvPIclOVZrQsMOicz2Uj5DxOdAnz4/iH5L1mzrKjepLon3k85DlW5ON55CQO5c6c5Sm35UQ5ZVgOF0Y+iU/+XQj4eUwurDbL5Wke5V/e5FOC5ojh5WWu5Wf+5nZO5HgO5nou5le+5nx3Y24e6Er+d2xe6FUOc4IueYpO5V5k5Ygu5WYO5HU+5oM+5WE+6Wr+6BUZNmIiy+gINogs1LgF/4f3rJs4zmu+IcNpicbF6OkFmBF/OVU8kSE/oQ4ikAfnfQ5Uu97Bnh4XoAHyQAERoNFXbVZZ+tEhfQftQNJADDSJjH19C5S3xdIr1EB/0mwJjuHTVErAOn6rdOqcqdR/SpWa2za52KcsdraLt119PUxUuqXyRkARmDZoWyfcmOxuLDLRdeGFG30jM+3r+d/zJaToiPCeE15wPu2WuzWCjY6RO0MP/MWbbdRvAmRxdrMRn9sYtPHZCfFGJPF2HfJq1vEk//GncvJ2Z9oMTKwgD+coP/ItNdwyz+ccydooz9cmP/Muv/MYn6ES9PM6L9s8H/MsX/SLcfRCz6kUz/E1D//zMKX0Oc/0Gu70E1+AFZ/yNl/XWt/yRo/1JY/zjdb1U5/xehL2V3/xyE3JiZ5ET+qbRa2kJeGo0ospugg/y4alEedWoLoPExG061CC0GYwMGDe8JDewh7sqjADFr0CB0HG8+xRckwgza7DE9HDPxzEwsHVVDVuElhHnLIn9x5h7PWWg2M2KT43xFWB/x42xFkcIqO41ZM+1SugrUx8VM7i48XSAG24l/TOpo/v0sKZozuL70bfriFhsxegn8yrH1njbUb0afOQH0Ml3EnmeJxSohzkRYR9Ro2P3X+SmK7Z2z/+wOb95q+2OMX96l/+e35p6A/pi/79dtybkl7/vM///uGv/wCxr92+dfQGtjOYsCDCgesI0lunzuG6eREpFrwIESLBhwc7CkyIcKFBjhglEqwosSLElRhLkmwIM6RGhi8torTYsuXGiTA/MlQY0ubJiyox7pz48+fMkQ0f3iyaUSpPpQtBAm06dGJKqUhferQKVKTQnlC56sRINexSrGSfEj17NG3StWGZujW5NadcjXR92m1bsyzcvSznfhUIki7him8nEiUoEaJEwkQpWzx5B3LShpAPboxpsW/LxAPv7DuN2aHT1RxZnwR7GWdFtDqrxPuXW8lpzachpn4IowUXePyM50aeXPnyEmVaUJi3jx5q6rzVWeeN+np17dk1/0+0MOCDjAkZNCtIAUBCjI3Yu1e/Hr/3duzbWzsFq91h79Lv+bt36rvEsjMtM+rui2wx0dIay7T+YtuPPu7c4681CweU0DvLMEsNtsRUkwy/mcZy6TEQO1TwKbRoMqw2uT5MULbP5vLJwQi9829C+fq7KT8K4cNxviCpw6+kp0AjiS7X+uooySRLIorJrKxScsG4eALtw8toW9DJKqOMyrCnXCNTrCNDMxIqwyS7aMwLPxOMJjehLIsrMUuEEU4vvUwTTDvbxLNIMxmc00QVrSyLzPvIkhNPQ+Vis7FAy2SUSrUSPDTSRN+8ak80U4T0xUkXjdPSL+tEdE5BK+UT1P81RaVq1VJbpTNTWDmjdNZPaw31zlhz9bRQTHsF9FdSg3V02Fd9xfXY0Gh9dNlimy2N1V2jDXNaRauddbW7WJNppKaQJJTBvs6NSazRxOVppRl5pCw7DifM8b8M6bVOydf2IWgd3HJbx8KIOkUog+GuMI6f5RZe+AI+5IFhBRBVy9PIztY5rZ12HOr3jnbCq4C8DDZGz4D11NlHCXXmUWc6gu6guMpt9UIXXcdwUsuzktw9skdyP0TKRTnzc9DBIQXsMcZo29HHhw18aMOwJ5NO99wbdcTx6lONQorJBoMiemaLx94PSHwf7HkyQLVUULakgszQbbQNZQ3TzuDO16j/Q7mU1CgwNUVrSzUR5VJtVcNl0dEsAfv2Q8OjKlwqxNIlGGzHzdprRb/Akknduh6PS/PJ2Wo8tMouEr0nzvUM7PLTIydNdcdZt9x0vbjma/PZK2/Q9dtRz310xlu3HSfcpdadcnV7Lx7yrhRfnfehb3Y+9ao6L5360IOXXfkRp8/LeOCRFx574rXPnPvraWce/eMl757088OvXv3P2Qcf9PTJj1+kPokd1mb6tiC3XUY2SCvT2ATjpq65pEDAuZjOioQgj1SwSV/7mhL+9Y8+ZKciwHmMCPLAhSuc4zgMQ2FuLoABPVAgAgU5G4V21JuA8Stl16HHadQBMpFdp2Qn/yOIEjimDiLWUEMyrA8FE5gx+DxGSGZD4HfidSD9cCeCj1KWuVqDornVC2tE2kcVLICBC2hgBVWwENhspkQTechC8XmbfCSEKwv6r25G86KQ4qYhBL3xJjiyoAPVOD5z1eSKilqX1QbJN+4Z0FDAkaLMKtRE++isbJDUTyX1RclJokhn84lIvqi4SQI1cZQBBKUpQTi2UopylVCR4yUNJDM8Gm2WvIqlKtNEplZW8ZWWSaUrd7lFMAoTVLk05i5rqctjBtOXwxxQMZ/ZTDgyU5lWtOajkDnNa/ZSQL90YjWTSUppfvN/kXGmOWmJzXGiUpzcJCcT2wnLdN4yntFUJ/8u61m2dXrTnu40Zz7vaUt+6vOdAmVlOf9Jz4OiU45c7JC9+JijUEJRR1f7D0U5uSFHPm6QyEtcUGhEo9dssl8b3I1EOLY8esBAHsRJWApTeIEyyIMC9ECZG904LJ6qVAQDeEAX0tGFMyChBQMIWXkGgh71sAEKHgCBAVzgAhmgAAIrEKKHLhbAsiiSRIq5zJ3otCFp8cRveWGTSIVmSBhV6F4TnZjcxqIFIVzgH6qIxg4wVsWSaqpmJNrJV6fEyhnSq6JPTBobFbjEGEooNnCrKBbpmKaQsiuQjtwQNEVEosQ1JqD+gUwkqXjETEbojxw5oiZPKcXUQhRT8nyoapn/WLTuxO1t/YGtHl3rkdzaFrW4xZBuXwvcB/q2bLwN7kOHi9ziwhWMtNWtbIlbW+fOtpix3W00m2vK42qXujs6LXOpy93nXle44fXuE0XZXehid7npLWwUpxvd7LY3o/IVL33fa1/jlre3iDVQfuMb2vm6F738rW6Bzxtg+N6XwAJeMHvN21/r/he8DEYweSsMTf4UiFrzKhIEyea2J5U0RpG0j0UJ1CiuKi2zcZ0Y1iSE04BtsIYGeWVwDhZTmTKsOTaNAN5UvEeBFOABBhhqF7oAjyiEAwNJzQBBfsgG8SjZBV2oQyEkUB6czUVzNeJRtbzlwCZNRVyX4xaWuhQz/0vu0rl2hNdhY/gei2jhB2n4Bz8aoVcw3YVTdYMKjDgUWvqkOEUXW9xvSbtoInsyxsQU5VYFiUGRjkjQMkrbSEPKUlG5mC52knRmGuphubLzuo9+T3EjG2atORaMktwOHiMrQV1GlKdxlOeBVIsgYdo60LjGJzp5itzPzhrWufY1rXst7F+jNtbcMTZji71rI3UY2tQmtoGSfexgR5vXz9y2m58tL2zjU9vM3oyzkY3uyS7b29Uet665+O1pzxve6353ti/JbnHju9wEvba9gS3rf9ea30qyNrntre+A31rd3S64u6k98IYHmuEKLzQT+Zlxs8kyohl/K7jrlWJ58f91rLCUi7squ2lFajqQjL0NcjC20u8VbDjFOWGPl+Mwm04HZWETVALX0Q4lFKABS5YAEUzgAA18IAoGMEAP18FUIxxhPCT4ggO8AAehrmcFfehXAduoaXaNOUEtyWx+pGIUtfwprFqEHfC4Ym5bD4mNWl1SQarwAjz/QwNorAudvuw5NQrWLQGaIZHxiOJf73SCwJyzW08rw1U3W+1nqvRa6hhmQAvdzywK0MOtLeF1I9a7sz7ag3+LUQ3zku6p/u3dFE1RDI+W4/hl9hfra3vKxz73i94v70F7W9nvO6MHFr69iP97iyIfkrdX/aqB73zRF3r50m9+7Z/f++5i/0f/1Meo9X3vfdqTvvrrfTXJs2/+8KNf4+r/vvbPX8Xuw7/8/p0/7sl/fPm3n/7px6T4Yz/Qcj8tCcD72zD/0z/74z/SsyTxQyAsEq2CuhAlUp6KQbwtOrf7MpvOQzmx8zTMMr572Yfr8BfkiAcayzGHUAcRIiETUhid2zkWcqGRChovGykc0AAAiAIUcIJ2YJkIKAIQ6AKqKo+IQI9/SAcXCIEgWAchUgIcsAEDiIIEIIAekAglYLm5EMETcygQur2Lyr3DYrBSujzJ+oosCT2q6RQcrDQ7WocdCATkuIcdgJk9MrQXG7FNWiDLOqeYKS+X+yiR0JwB0inM6QtHGi45/1Ov77I84DqaIWtEjUug0GOtF2sU0oCzX0M7UZEUttGUtGqIuaOaV+nEREPEGUkSrhC7U8wLUqQToeidqGjFvEjEqPgfWczER2O7NTurXDSkXVTEwvBFXFQQXaQSVkQ5V1QbWDQRZFxFXlw7LjTGWAzGZJRGZtyLdBONa4zGYezFtNrGU4HGUcxGW3zFZutGxDFHcJzGW3TGBClH8alFtYFHdQwRdqTHZUTHZsTHrJhFZdwQbfzFY/TGdmSzd0xHbsxHVUTIeizGeFxHh9zHgexHRLkTNgGcjOiW7QG9ltuTsvMSSQGzPpKb+pAo3Qs5yLo0i9CMILKxgKExRloJl/+CqZyTQeSgqZ7LKYvDwEpUhxx4gCggAQLYGCVQgghQAqHsgh66AwUYgH/oAgkIAo/hF5gJgCdwB6/rAZVBObRJPUwCtgrELFdKMegartbCw1Qysz/xirH7H8KAiB14AzrUgr4CNiRaycK6GkQjPM7SlS4iS1CZnZohKUohqaFRw8W6LZS8Nj8aRlZTFJCDLDAps78osXbJnQHyqKopO9/RSC1SCJuQx8JonU1hk0wbzTF7O8zDCstcENX0H9aMzUJSCNhMTUHkDLXJzY8UCdwsEa+KFd4MznH5TdQsTsPMu9a0zeN0k95MzN1UDTX7nsEpTdkczunsKs8BTurUouX/rE3f9Khn7KrvpE3orM7uLM/EAU/05E7k9E72PM/kfM/nTE7zBKvwNM7xvE7dbE/6ZAr1xE7pZE7xtE79VM75pM76LBH0xM/jTM0JGs1NHKaSzJnGizHGU5rOTBvOmgq22iQ/mplD5BGFQAqU4Q0NkjlKrBJ6MBgS4rGcRI4fg46/MsyVm7oUMBkkWAEsZBmkTAUbAACRgZmSqaoOeMJ96AEg5KEJsIKBaI+VBEU1YZ2dEc3DICC9aAw7mh5JOzlxg0sqObEBm8QN2YF7oEO9AiljBMGxk5t5caJToha1mzu8oczxyqigUyL3UCw0Acw3NBy1g40ttJobjLtbcyPQ/7sK1/M3pMkstxKmCQouiFs4dYuXSlpBc5OzUOpCrWGnNxW23HIoVOukU2PIVsLUTqWzT8VHVP04UrU/UvsSVx3VyCxV2GpV86pVQLxVDMlVUeVUWD1AWe0TWg1WW43V0ipWXT1WXk3WCYQSY4UjZB1WZV0MaWU8QqtWaI1TYJ1WZ91WUJWzB9rVk3xWcXU1SFXVXiXWa2XWbzXXcP3VSW3WeJ09ch295Ist40su4GPJ6YNAdyy1EfwRf200bGq3yBCIE8yNHtgbuWvBESohnJRRnqvBEuRDoesPeshKd5ACW+gBtNuHJh2ZfTBSJMgAJWAZlbiDJRhKFOiASt0qD/9tFLUgC7ETHHKZGs28nC00VOBpLNYL0XSzxO2gyzT9QI+DIinlQE6FoJpbudkEM0DbjKolT0A9DHChWeZZzMlSWgHclkM6w7Y6WOvalNWMUMU4FOQhjNIURfb0U7V9HhZzFEmhSbQiM6lNTNZQRnvcTwLVC+zkW+18W6wAT5wQXCt9u8JdzfxEXEEc3MVtzuxsW8hV3Cw10MOdlr+63NDMXNp8XOGMXMz9W80lyb3t3H70HNNdz8GiRdVlCtZN3N/x3NIF3c0tpNT12+qUXculXdg13Ns9Xc793d1dXeFtXbzo2y45XsfFXUUtXuaNXeSd3X18nD6DE0GjrEDaUl7/mZvoIyu/7NCWCyylGTbO4yqOkl4SYbuTkjl1fAnhuMkYlFEVYqGIcYjqjNpEvIMAOAF4CAEWsEr/IVmPsYD0oEqlzAyHMLIqFAArDaxGEUHzsYkbbVBACcVsKckWG1sL3B0NLNiR+7UzRdofuSOyQRugk9vHHSb1HVXy/VDkieDBVF+Vw8tHDdU8etNPgr5IREnxwyJigz2k6URN/Is8qVkuTcgu68VFhUyAZBQPFEfFQJLNU52QTFt9Wc0kFkxWic3OC14ufrkpuUVUXBK9dRIrvqCeyWKL2WJLUWMyRkft9RY0vkC18+I23k07Vgo87hY9PuMF7WNBy2My02I+/9Y8Qv5jQ3ZjRJ7aNHyWL1amN07jLl5kM65jQU5krcViRt5jTX7kK45kQM7k7RxkTh5lTw5kU95kSGZjVS7lMzllV6bGTUMzHGQkcdzd52kgG75MJcaSl7PisPpTkbSs/c1aBaKKlnnCmGwRucMYm8Q5+q3fnaxBlMnYPoqmdTCyLkgAASANA0YqkVkqHZWBICiixJCIBrZCjZmaTzobCqwtabzU7VtEXePXlBQyDgSkjmtJnG1OOUzTePCBghaih31mHLXgKo5S/XIwMES1sBFRBdSoxnwr65u4jhqXjWab841jNx6ftuDFXCs+5vu+0xutpY3TlVaxanNpWwIwY/9jwNaDsPEKJ/RKveWzL5ve1XISQ/PDV/Dq6dKj6Qbj6Wb16QSradNDaqIuwKUW6qYONqU2aqb+1qQu6p22atFy6v/bsKCeJKlevKzW1a0+oKkma1E1a5zGF9XT6qi+6q7GvbcO67hG66euarjm6rv2agU7arsea7ymrRAzVfjlIhtpU09Lk0/MwFFtax9mzCnVQz3FrTC8ERa8AxXVjUzdChECBISh2Jxsjuegh+lgpIXmUnUoABC4gm/+ucSgh/AYjyN8ygFQjy+gBy28A5oQyh4UgHawSiSyGwOsZwLbZ3hrTF91NbE9OReGkG32jI+MTkymh6PNjXvwATF4gyP/yId2iIcqcBof0IcKRF81riCzgl9tctew1D0ZU2/BAx4Q7Ly6iy9ERbiyZdrEkxlcicTjkhIuEZ+WNGLAYDVNKbNFNTEzGZQBWuwSiR1lfJCyytJbA3BCmU28I8RivN5P29x3YcMMF8fQpPAOl1sMl3AR50QSv3AKOnH6ESAVR+8I1+AJT/Hh9XATn3EUf3EbL3EWz3EX53AeX3EZ/xO/1UOgtfAYP+8f33AINuUhX/Iip/Edf3IlFzMp1/Egr3K6uXIN/0ot3fLhnhEsB3Inl2Uo7/IQL3MwP3MrH3Mvl8/aXRcueVtilGEze+YttRxYgZAHVI3IUehj/porTTsn/y7B03BfgNlPrLgDGNgDEsozaq7YMmihFxKiyaJspMmCE+iCAOYXE2EqcjZZHTWCGLAhpMzCHEgqK9AMx5u9iVqlvFEsMpQlOKWixdvL4xYyRny2tuFHS4tDNM2NN9gANqCDf7iAL/ABdXiDK3gDC4iHjU4ksnvLrsEKQKc0k+QUDH3TQWzc8ixEoJ3NxWI0trTvQgdEmDawQyxIvZEdvghed3fQ2KUcs7NNMYWeX77NOj7j8b1g4jRe6L0emjEztyXdwisfgn/L0JRzDEr4Llt4vA1418VMhcdShoddiucci5cSjJ94vKh4iL94iZdejb/lLyNPyWU5rT353EFvgP8veZDfeJHveJKvc5lv+TU1+IYX+M/h+H8nXNHsw5CfW6BXeUF/+KJ/+aBf+aRH+Z3PeJz/lKfPUoyXy6pXR+JUlYrBdDezxg9G5sxrbjdNLFxCORwtM4fgCn14X2hySeH47Eiv39zghxWCmIoImFyvNXXAgUjYSvbI+5SZhwDQgEIQmYqAyiF10pdsB4lQACGVATOAAih1+c3z01e5efMMETHTzHBMd/Pt0yl93JPEU39GOIEQ6OveADLIDTV4gQ1AALu6AATYgaZ5mjYocBgb0zD1aLEBLHjvLDwfFK63VA398ryTnrztaFGW7mnv5fDxQJo3PMlxpujvpFQFxL7/VCVQJagdoS3yLrlIRV9IlSafrHVW/WeFK/82WzYPS395W39qaX+TayP1zzXzNzj37yv7h275FzmAaLfvjrp1+wQaXFdQ3Z2B+xQ2bCiwocKEBx86JGgw4kWNFxMu5AjR4cSHBTEizHiS48STKSsydDhSosyTBlNGXElyoEuMMEXGpEnR5keVG3d6fBmyJsuaFnHyPCq0J8iZJpsOfYoxp9SOVE1atVqyIsqtUTN6velz6VCsYMtK1TlVbdWgV5G+pWsUbUu9P5niJauXK9+zSsPaLcnR40irOQlqtBsZMlrKliszzAwxZteSAlN+znux5eXHlTFblsyZaGjGmvfR/1u3Lt6/2j14Qs4c0SCFFl+61A4ufDjx2vwulJFHYd4+mwthVn1IL7RBCwMquEDRQcm+Pvv2WX/wTsaEDOvaKUjxz1WIIBsLRijwwMAaHnc8w42tf53+z7E/7lcUdC5NF1tBAVY0T0L/VbRffw/yx187DkaoIIT9STdhheso+BxcROWW20g7vBHcPTtgUFsaL2zwghr/rOjDPPeMwIcF8ai02GmUxbWYaj4+tppWFgnm02hGbhibhRwyCSJqqK1GEZIFLUlhgUW+dCRoZVF30IUTgjkdXGuNtCVUiun22nsWSamjiGb9pRhunHVkZFtPtuahUE+yudadIUa10nMxyf95mVqu/alboGsuVahdhzqXaGpkRVbmk1L2dddMila6KKGXloXoXYB2WumnQMqUlqZBcarnoHuahulZjbE6qaBxggopSJKySumrdcYaaqSjtuorrqjKKuqmtjJqKbLC7koss57CiluqmdIaJFe3NpqrqtnOuW2zp+Z47axRhrsotcBam+ywy/bKrbPluhstWVB55JpfqVJqJEKscSnagmzqOWq7uRJ1b8ChdalXlqm5lW9zBlVBW21KSEnkRfPcQYEOJnzwDz/8FFfycF0IIQ8MBx7sZlQPClQACFFIQIQV87STs3zppENe</text:p>
      <text:p text:style-name="Standard">Burso0AlFfjhQgIEKJG0OkWAUIgLKlj/YZASaNLEcJ1ieRWsSHCytVVIQnqI5UeDCgYwfvtGqGTaGnaocYQPrbPDPcG94QMZtanB4t213bOBEBccJ0QbZUM3NsF+edgwwE+pvaSCVYapIcxibrkvYf9q1bCXNxUYZuZHci7h5GknySSFCuaVsHSmM1llg6yr/WmWcW26mVpdbrt1VmFbWzudhXdW2O6DaabomgKyK+dRwHetvFP+Cp/q8GAlhtbyqsvp/PR/VXu9xtlb75RzWOsucPLhb988+uaDXz7z5EvPfvRtUl9XxFx/Pz/+41fvPvb6e49/9/Me9AYoPvvhhX5FOlQC94fA7j1PKwZMH/wU+L8J1o96/xhc4Pn8R7j+xY+D7Qth2NRXvmnB6kdZQ4oKIQal3HVwfB8qHGlaZkM3cSpHi7uaTkYyndmIwjZeilyA5gGDFrQAEFcgmcmKQ7LjvEEeOqAAPZCHObKBDm7WIZoLGDABB2CBCQYwAgMq4LM7rMM6AHCBAbpwgyQgwAEa+EAhZHA0/0SHdBTaHFj2I0OFRW5zDKLS63ziuit1zkp6ZJ3rBCm5QJrJTu1iizp2EIjgkOEaKYKR3kzUIjWM7AU7KN2XYpckyZHykYhkm9vMNiUOIqtWz1HblQ4pOg3xUWOlKZfDyITFD/oqVvHKI+gMVBciOSiQhVwmIjc0y6pQTpFte/8I6grpOZiN5j94JOSXfMIgar4OQtU8EF3aBjkEERIs5tzQkvpYzgStDZ1MUic8G/c2a4KTm6K7Zzrhqc/H8fNtCFnnhaoyziYxknXu/AhB9znIefozoe3EJ0LPGdCDNhSgD9VmPmGHSnrS858KpWhDmwnSiDpupORkaD0datCXinSiKx1oS00Kz5BKNKAcrWg8LwrTnG70nfq0aT8JGVOdCtWj8sRoSzUKzaRa9KFMPWpQWTrUj940ouPDEC4PY5NqZhOYqfsckXqIOppuLqW0XKTqBjQkqvzvJYncpyNzCTTZxEMLtVlHxrgUGyWsgwKSyAMCFuAGePgBsYpNLGP/FYvYLhxBCHlQWQTes0uXAYk5IqCCAdIBj3R0IbQSMAMZPkCeqKkjPQCQgAZA0AUXRMEVoHVBCCDQg3YkBHJaCis4jUnOVULIm7e70uqGKKbbjemYZFvccw5qPq0VT4KhIlFw+GA3FbGID54kw8j4cSKxWk5gv/zjmBAy17WObnJWy6OTRFg/7GkzkdRZbm5Tqci12pK8T8Uv6dqG3tYBzyxTaYsru7KZOyEXX4JCcAYNvD5iounAPSxh8HjELwHSycIZAxiPQMjeA3tNgaKpIfw+bLzeXViC6NqTiTWcYTIJ609XG+uJNQxjSMl4LDR2sYjF1mG3tDjDL4Zw7zy8/2Mh95jDK57xB3kMpxEXGchHbtOQofzjwEw5xE/28ZJ13GQkb1nJOU6xBsG8PCt3mcw/MbOaV1jiLFtWwEU+87Py9Sh6TbLOxZILk9/iVe6lC4eYzfNehmQYpsTkr/HwR22qYM924lYhK5ADBFqgB3lgOtOa3nQLNo1pGNDkc5gDHVG+owQxyMwALnCBDFAAgS2ecR3pqYAEYrDZD7jBBV1gABIycJ/7cLRQ1nsN+CpXFBHdmVF9xawsB6016UkmXBQWrj2NmxC5mQhFeOtkbepmj+5+F73XBJMgAXy6U573kb5M8LolWWdrodKpzZRvfHW5o8KI1WrGHhB0O0y4LP9GiH/IvOVx04lWgjszdIZcECpNubqv1vecDKPcEK09V94O7Kp+fB3ECalWIk2Tpx+HOMadOtGOdtTkAa9vyRP6TYSm3OWCOWsuVf7ykK9z5CzHIzg/vvCOm5t1JOd50E8Oc5GXbug1l/nP6+vxpO986T53OtVtPvPhRrx0TY+5zsHZ8qmjHOlrVToui37PsOcc6l4nutW3LnahR73sbac619U+T7Yzne5vXxLZGTR3tAcY7m2b9sr7qDgOIhdtfOY5EfsLu4AmrCdd0veNw6ry3yocJANRQjzmsFe38fE7HFKHx3Qgj06bvgWmT/3qM91pKcqhsvuRt0NVCWCC4Bb/jXdAozpyL5s7cEwd01GC8HfP19gYpDnfWfBO3FrNjWMeuBISLj39yzlyU56YgDTce48OcAHLMsDLLgi2u31dTm7AHsYhgw/eAO5RKqysA/v+epEn/7dcFlQhSlxR6j/qYzaYnxDL9imMoN2bMOkI4hRJaUTbm/Qb79AV6WTIK63OcQHUBLLb2tTV9BmaBHrgN83ORAHUSvUSKv2WeeXP9R0XhpwdXZxgBbKcoSkTC76c4dDgPYGVw3ROBaIg9IQTCvpdChoXEPbgW2mgB+Zg/+3gEdYg5txgEPrgEPJgcRnhE8ZgeS3hDfrgCyKhEM4gBzahO60gDnphFoJhCnIh/4IkIWiY4RhuIROSYRR+oRtW4RlCoQy2YRHOkBV6HR6SGxy+IR9CFBb+oRbW4RjeISEiIhACGEowyLlxVXDFmx413uwRnLot0xrSXzY13LhBIiVK30PlRbDFV5iYRA9UQRvURh/Q2/UxRvJFwAqsgBjIoizSYi3eYg3IYgRUUeGR1VhNSXGJnkwYxHMoxD4kIQfSTqicxrgAhdgw0GT8Dgv1CbP1245EW1cwIGXMDgya0ghGCHXVBhkowSbxAxnswN7wgwb4gAa8HyiOW7mdl+M9mlJxoOHwX+LJ2bttYwO+0JMJm8tcETBJXnmtEHT9YvyFnWgACdAZFTslHAl21P+8rRwJkhM5XZ5W7d0g/uHDmRtWXSTHAVhKCdczPZ3rmGRWARRJZpxIriTppGQ/vaTalKRLBp1vVSREzeQg5qQx7SRO4mQ17WQOAiU80V5M6qTZ1WRI/iR0BGXWsaRHMuVNOiV0CKVStuRUHqVIyiRWSuXKNSVSXqXKLSVYUqVYQuWGlKVPniVXJiVZZqVZbmVIdiVcfiVbzmVOjmVCraVRPh5a9hxfxiVOLtxVjtcykRxB5o/m3B9LrOA1OV4jAaCJiRoF+oftRZNA1SCHwE3nfZ6/fJP1CAQy8gc9AM0d0INpDkRq4tZByAaBUKXVzeRlcmMtGYSCoNFVHAhN4Rz/3LmKg9UQAmqQnRRPosTfLwVMdEzeXQxkAF4ixVHHy/lk+f3DCCzAMwTHCOCBMogMP7gABvjBO34fAwUefZmPPpoXZtZeMhWcW/lZFCrnboFcSxWkvhXUf82bevbffiJcKUVgurUniPAZAQ0GokmMciHGlS3QgD5Y5dnYZCBJmclYY1AgNw5bXz2QwRxPY5ILg8nfo9wZY8CYhQIFhg7nhM7KiHaoprwSiOpOWzGf8kxjhoZFikYHiQJGKyUotOkovF1ohAJajYroja4ohX5oifJohRbpjJ6ohtoo/i2piQZpiMJonMmolHaNkFapjyKpjrpoknJo9zDplL5oj+Ko/4f6EpJSmZlGqQ4dDjaWaK8QWiwJWpqIi1lkSfZJaAu1jD+SCr/s5+4QGGEMXzyo4j/IxlylCXLBTYTw1UdIRPLJxncM22QapNuEZi856sSMoURGoBiCoROWXXJC3CN2ZBwOTChCZFR14g26zqvy5D6yEITKhjiaTHfh6jvGE2Q2oJ/mWQ4ZCo1R5urYkvRpVOMV6xe6U7EGVAAe3h+JlCUaU7v9G7YISH6KSagVJ738Jp7eEDP2iTZWT19wC0LKC7QFy5tSqAuF2k7oGLuCq6poS/O5K7oeDHnKa6Ad25FQWbrOWKbMa7tWjb0Gq44BrL6eyYzBK74e7J8m7LvWiv+51IsONcVRtIaWFazEykUOPSzB3pnBnkXA7uvFxlnGTqzIdmy/3uu/hizCeivE+ivISozDvqzHbo3MbuxlpCzGfqzG9kj1WKzCRmyyQAvF0uvAblg16kRz4isDGdv/CchXpKA98akB9qg+ig3T8murTOg0lsRpcp5eISroDYyFkOZtImPa0gNzMMfamuY6AJbwXWw/0mlxDq1RCF+oeuQF+iVhVgtOAGv4WArtvFinlCCQktdytuv7sIZ8cV9XNeqayA0TEUeuWi4/vMEohVxy4iO7LefV0tN9qifFZeB5AunCIAlbTqvnWtwkwip7fmokhc48qupjYpOlLqOsbEn/xExY4rnoqRzml7JY54LQXMyQnBKGvvQEDBGYERrP8w6sdEFo8x7vj6GL5kTY7zqv9d4J9uJtnG5vlFyvFX0vooXvoDIn+TKvbp6vbnav+gYK+Fav+L5vnpYv9bogiOmv7BRQ/Jrv/KKvpdjv+toOALtv+g6w/+IvPnIvAvfv9LKvAe9v9DIjBBdw/kLv+CawBasJA9OvA0tvlgLr8gKLCkkY/fDj3QpnxUJPJEEtvF6WCvMpNEpsiKGLQfRAPODDXmnLpyRE5YTkmEhEbvpicjkr9VHm0nrN8WzY1kQjD/lOZervXkAsoMGwnXIrqizLAaJYqmKihbSBD1TBDoix/3RY0uWiseV+F7E+Xu0uUimxkj0FG+dGkrP96v6JbENSKNXcmwy2aOkC7rvty+cW0wuPsLiUIuyyFIDg0bmd1NrBrlQxjgo+niNi3W7a5kZFZ4M0XE9CU3pm8nwuHAw61TMZXoaE8ijHoCXyHWKGaipfIUSxsiefMsIZXQ4+H0QWZS3P1S2LcmTSMiejchz/ch/O8i4Lsy23IC6natCZcjL38jL/8jFXJS97ji+rMjU/824O81qpsjHrcjVD8zVLczaH8za/MjF/syyfsyvbrjrHci7LsThzszLf3DS3s0Xeo1N21U4lZzIOXoCtl8BBa7/86bMFybC6Z7UmFybXnv+1VdxLCKVr6vAqIp6FTCJN8nGlVNHcHnKvYgXXnkaE8ejzbrFNBhV+8mRAa3RmPlTiIu6/AQ9YDaR5RnG8rkMViMARpMEFvIEFaEGtul8aE7V3ae6CyvRu6an9IrW09pRJNef/tVXluZVNBCFhzpcKYiZk3hcmbqIntqpLLeJxUfWE9RXuFC4UYxGP9RCpTXHyVinyVlkr3Y+XLZeasihdhyy5eC9eG+mUwPWe9DVgoGlZBXadDHbXSukAcukm+vWYMjaOJraGQnbtNPZk7yjZyrVgw69in65lS3ZnU/ZigzZfi3ZmI+5h48cGj/ZnbzZin/aXarZq16v0tvZs7zX/Z7M2auu1nen2A7d2sDKxCvOsNuofnq2wusSn8xLMNdLpAQrJe46fuB5PFXGexSTqSH7ojdJrOP0g+TJ1CWVFQ9PF6kaTHn4UG2YeRC9ndBaiQFGhJDs1cFXiejJhJ98XXTlKomjBD6RBGoxMFyyBD8zB5BZ1Gn9XjyC3r+qZARruYYauzGG0OJkOKzHreYNqJM8OTFNe5WArVomXTP+mVVciOSOZahzOUjgGvqXogDXjEiuxyDotjOMx2BBtcIbPWKi4tFnY2RB2uvyFrvA4nfi4jAFKkMurnRL50RrMke84wCr5jXNNQwpq0da4lF8PlQ+nkF85M0KFY5j0kvs2/xbPeJYbLZJDOR57+ZSf+ZPnNpnDtpnPK5q/+ZHH+Y87+R7X+YkVeZOH+clG+ZrLOZC7+ZjbeZ+Dub+J+YLBOaL/iI0XrYpB6NN+S5zDFUP/mUESobHK3BLuJxCDXodjLPpsawHWSUHcgRLMwaE+agg+XitjpG/6YnqZnSX2lj2u0jBTYUOFFXH5trsh98iuELn2+Kcb8S/WsbGLunrLp3OJwgvQAa6qwgtUwQbcw4Ej+CiRbhZ9bj5GHnhZdRvb96XaH0xvN9k8Yk4e5jyn1IU/NNZyIn1reDJNIej24Kke22u4T+fOjxJjcPIGxgWlGWmjmIIW5ASDaYRe2fBqzv+LDi/oLTzLPoy9epnCDzznOhiOkm2UYVnDUzyg6tLFw7vD91nIj5nuAruVgjxxnjzGk/rDW3zLj/zHE3zEg+zEq2zFm7zB3HzKN/bG27y54LyW6TzL87zQ+7zGn27Qo3w1Ev3KN/fRN72cqfyct7WDS0uTB7s1br1ym+6+cbE1Bq6PnLuIqiyDNURBzAars7Emqrc/P3H23h+RpSe5H0aL7zjRjne/BDIW3T3AC2yfbWMW6+vCdj3XizsqS8g1UMAHAHh3qcEC1AB3YfvlrvFTu9THcfrrrqcL8+e3QowM5/GF/gri79CGVzV3D76J2i+l1z3V8CnepVS4N1dTwaT/W7q07Z3yNgHV1VlybxGRe6uyLTEzTtEb9vXh5gzVLXEigGi14x6c8rcx8iO/ZgY/6dK06u5q89/78WP/JC//Dl6m8w8h9Ce/hoQ/9ZNuIgf/IodO+kPn+j8/JJ2/9mPT+Hf/9VNH9tcU8+M/QOxbR2/dvnb0DiZEiNCgwHkFCx5cp27dQ4IXEzbM2E4gQYMLFW50CPHjxIoDUYLUyJAjyo8hVbZ8KLAkRYspRYp0CTNkw5M0JdpMOTAny44RQSblKJNk0JMXiRrV6ZFnzJFACQqFanVqRJoQb1JkaJIiRYFiW5r9SZYtUI1vW7qFWNYkzTv77qjLe3evXr14Afe9/7v0LVu6ar/6NNsy6dCOG7POXcuSnsB18dr8+7fOK8TGGKmW/FwXJV3QEh/eTD1U7NOnEj8zzrhzrEXCrwk+/Ju3Lt/AeHe/HdyQr9m7E/f6PNs0cdy4nRHPHe58+eLlyusSnr18XjtROtzwEz++Trrx59GnH39vx7rtt6+Txh7dLfXOdoP7Ts67etv7/xF7rj/i7AIMuuwKLE5B4Pb7bUHe6BqQI8F280u/Ci8s6LgIvaLON+SaO4oyl0gMUDSToGotPrXCcozE+XB6zKO16GMNpZmIqs8nlaLyjKQfRfRMopL6UwuqIIVK7McjeyTSMB9nTHEtJYOUESnJOGRSSv8cqXRxoSuLhFLMJIEU00onDzPTRi7L1HLIIZ+scs0yv3KTqhnTlHNLOtX8Ek3/tCxtyjZJ9BPOPL0UlE0l7QQzzkQjW3TJQt/EE9BCFeVTz0qxJC3QSDX1ktMw9cy0y03v7NRITEHNbUpObwLtSoys3KpHW7dSKCrYbjyJPgE7xO5EWXE9aTXVejRxqbGOEg3OsWacZx8l4vFHs3Uy/IrD4ORjy9XWIjsV2LI2lExbIGWrc1mwJpX0XCnhepc2QVsjc6QvY8MXNl319dO1fnvF99ahPBIMKCV2cOAZ9Rhu+Lw32kv1NFddta1ffgPel0fF/mPQwcAwdDDk/fIjLsL/BvUDzj/lBLyNQwJTThlYYVuWC62PUf4ruzt5NU0y3VxbzdLIVOR3X6w6pIzXFutFiqmJtQvN14BtPIpFk441li2gnYw1xmWjFlIpqZiF02tawV5JbJ5Wci5agnNMe10Z2U7b0bPjfkltupVqG+l7CY46bL57srtruMkefNe+DTcbccH3Xrxwve9+3O+5Jeeq7LdxhRzzsYtym93OL3cS9MT//vdrvT+vCvLKSZfbdNf9hj3w0p+lvXHOb5cdTuxWu4q553D0Wa00j3/y5XG7BTlmC3HWGVHkNQW24kSBLp7dmzPCqwrMru1sNH+10hrevDM3WmDAkbXYaLqbdZxr/62zJjpm54Wz7kOdPX7u1xA7Zp+z8Ec+AhyejrSjpLBUQQs/KIHDIJge9qBoZcypnpIQFR91yQpZyYsX87ZlrgISqWeq8hZOADa+pe3kOi5Dofpwo7EmBYs00UHWn7jFLQMJCzl/mRBgJmQirxRHQzs8joR+A6IjHhE+RVyiEVdEFiIG54ea+lAS/WLCJG6RgFS6YnJ6qMUvGrFGCcLPhgiYpzEusYxOPOMAk3cyKLLRimREYxx7M0f81JGNdxSjHjXURi5KL41tWeMeT/VFQuLROIBUWSLtCMc/PpGOkOyjJEl1yEDy8Y1hzKQjuwgkRfrxk5REJJ1Gick4afKRqP+MpCdXCcr8IIY/BstWg5RYsgfhzGMKmmVyXPgyBLnsefez5S+FSS45BpKIUCwiRS6jhczEYyD0oMc8rJlNbFbGmtvMZjb38U16qOOb3hSnNcP5zXSC05zqFOc60XlOeV6znPMEpzzhqU14Ssue/dSmP7dpznbWc54DJeg5A+pPebYznHegxxyqwAc1RJCi/GCPQwvaTXEmlJ4btWc7OXpPdyoUoSQ16Uk/ys2RirSb+QynQTMaz5XKlKUyhelBZ0rSkAoUpT3tKE5jelCDDlWjP/VpSTs6UG/eFKlFdWpSnxpVk/L0n1UNaVV7StWnclSpR9WqUbnaVJR+lapXlar/TnFaVqkyNaVYBWtRu+pTshLUrEY96VytulavppWuepUrX/NqV8Gi1a1qFSxbg/rWwMY1q4DNJjk9is9y5pOmOXXpOzHb0cse9aSbbWlm6UnZqZ4zn0u1JmfWQa1/zEEzrXXta2EbW9nOlra1te1tcZtb3e6Wt7317W+BqxktWGABFYVgGl7gg+Aul7nNde5zoRtd6U6XutW17nWxm13tbpe73fXud8EbXvGOl7zlNe950TveOehjDm24hmbaEI/0zpe+9Y2uFvRgAOM2jA4/0IJ9ARxgAQ+YwAU28IERnGAFL5jBDXbwgyEs3Xhgpgf/aANE4/G9701YwxzO8IRB/+zhEH8YxB0u8YhRvOEPb1jFJDYxij3cYheHWMYwtrGNWUxiGot4xj1u8Y9XfGIh81jILw4ykI+84xsPOcYf/ocPHDCC/apnBA7QgohNbOQmvzjHN86yjsHcYx/rWMVdnnGNtdxlMw+5zEpGM5bPDGMgI9nNchYzknPcZhwXecsnbrOZ1/xlNTO5xnaWMZ39DOcOH5rIKW70okesZzLzWM+A3jGkuaxkNvN50onGNKEjvek7XzrJkg6zpAdN5E9nmsmdHrOqS+3qU4va0p5OMqw1XWlKk/rTuBb1q8G8alkzetejtjWkfV1sYM851sl2daqDHWtTE7vTte4zsqOda/9OT1vaoNY2nCed51C/mdRBtrOxU43oWhe6zqEG95fFDG53B7rRyd6whf9RhT5EmN/9dq4oGvjAKZ/HAHv4r78RnnCFL5zhDXf4wyEecYlPnOIVt/jFZ6uFeSwgDQMfDwZ6kBmMj5zkJTf5yVGecpWvnOUtd/nL0+sDCtzA4/x4BgKUC3Od75znPff5z4EedKEPnegr14LCPA7ygxed6U13+tOhHnWpT53qVa+4FqrAhQtM+QMZeK/VwR52sY+d7GU3+9nRHvQh+EAIW6+oASiwgbTPne51t/vd8Z53ve/9txvYgA70e9wF1GADW+D74RGfeMUvnvGNdzzDt7CBdtxNQxUMS4MBILADuT+e8533/OdBH3rRjx62PtiABYSwAAOM4Ap++MAXamD6zZOe9rW3/e1xn3vdszzyfg+F7zfgA8PvnvjFN/7xkX/3gAAAIfkEBQMA/wAsjALcADEAOgCHrq600tbUysrMQkJMYmJsbG90NjZAMDI8Oz5HlpacR0pUtbW8wsLEd3mE8PL0jo6U2trcz8/UWFxomp6k3t7kQkZMrrK0IiIkmJqkvr7Ebm98oqKsxsbMGhosFhokhoaPjpKc4uLkfn+Hqqqw9vb0UlJkamp0FhYs1tbU6ursTk5UurrEHh4jLi42Kio07u7sgoaMkpKcpqas5ubpHh4sIiY0NjpMHiIkKi401tbcio6UEhYUKiosykCA7uT0wMzQioyAbnpkgHSEGhYgwrjYyKjEjoigZGJYpqbE2vjgfHSYBiIo3OjksriY4tbA9NDYRlpcBgwchIig5tCYOio47vzwyqAstriwyLCY4Oj4ThJc2NDYnris6qCseCSAbnCUTiIUsNCUDCJIaHa0SsqAjHSMeG7k+vzoeG4ohlp0Jioo5Ozk2sbMFFJINAwsIh4MYnaMEBwgjoCIDhQYHjIshHS0Tjw0EA4cbopkoqqseIKEoKiU/PT4+vToJh4weHh8sPDAeHCEtKKUHCgk0ujsotDUOj44vtjEyLiwtJy4LDQMmqbEbnqM7ujgEhwwvtDweoKcVkpgVDxUJj44eo6QyuBAGiIwHhogLjDITixIEiYoFAx</text:p>
      <text:p text:style-name="Standard">IZFxwtKBwYGZ4kIiQVlJASkxoIigcgn6QIgwcioaQioCgFAwIxMi0ICJ0enZk2ujMDCIMLnqAyLDwppi4aIqgyJDEFAYk/vr4MlJgeFqwJi5McmJohICAwrTEGBAcbnBcqIrEKCgchoCQLDIgqKrohJCYOjok9PjQ+ujsmpjE5OTc9OjMipCgTjR8YnZkRlI8IiooGiIgtsjEamKMKDQ0alB02tD0ioBkTFKAzrjMQlIYDhQk5vCg1Na8MCgkNh4c9vz4+v74hIi4DDgsLB5IEhIcHiI0Ghok+vr0GhocJiYsJi4sioqMJiYkFhYk/v78+vr8EhIUGh4kEhIkKi4sgoKMGh4cLi4sFhYUMi4sgoKUEhYkHiIsFhYcIiYs/v70GhYUioqUIiYkAAAACP8A/wkcSPDfPB7wXMwryLChw4cOEx6c5wIexIsYHyLkgQOhtowgQ1Kc6AJHyJMXN3aEx4MHypcMR/IYCbPmQJYJcdq0qXCmQhc7a3LcCO9j0JcHW/BQavIoSpxES3p0inGpz4kIcaxseZBqQag5K2rrONJPHF0e/HkVaFUpya3w9B0gIy3BAX8zXR4FW9FjR6UXbs1Yl0LDhYoKj44dm7cFPLg0RHBbt+4DjaId95ZkubUtD3ww+FAGoY8jy6N+SR6Eiq/fP8r/Lvs8Ok8rwr5/fbZ+ve4fvqEWg3a8mhfqPBofeMfGbHTnapVWKbLcTbnfbxyPj/6UibNnCxbJq8v/RriXaPS+010L/IAv3Th1LNKFZLmQ4MienBkr3S2wnwdb6CzAiAvpXPDeOBc4xNhKA22V22MbHZdcf/cI4cA6MxQwTgsfRPABDuYwZBtJCf3D2HOrjZXeQP3co8NrJODyjglMzBJCATT4M8Q9Q+jzT0sdkTUTdkMpJZFU+034Tz+OPPAaO/G8E9o67HzgQQv9QKDDAen0tFpfHKlYnHnw0KDekh3E8KQI93xA2TotFkDBOiFocMNtEg05lpA4jLXdUjecyaSTVEbZz5v9vBMPO5TFg8+PWK3koGnF9YUci2m+xk2UblbXJqKPDiWkd3n5medB/C3Z5Gt8sHkoZR+c/9ApnDQIpKKYYI0IHQ5mYqpmoe/M2qKwjwo0T23HztPCPNosq82x8Cib7DwsnPmAJb92008HICDqSAxvskfQBQWaQ246+qTjjzn+pONHOgXG686ZAciQw5s5jBDAmxEkEAGi7hRkDrzxFnxuuwS7p+RAbzbsMKLjFJTwwOlQPPC5FVdcLUMPd1xdwAVdQDHG6bDggR+W5BMfueMsLJDHHfcTMUMFx8sCAgB0E8IHLZRDbgdnMgyzw/2ATLO7BI8jAgkDCSCBByzMW9DQD8v8ULvtXuCOCA4QtMYo+uSzMNVVG300wSwMsEBBJGxgg5NCkw0xREPQk0/dO6jAAUMCCNoQt9zV5XMRPYQTHg4BEDgE+MMfqIPRG/l4QHg+DaQw9eJVO55RPuWUQw8+D5CA+dD97HDSG5IfkMcso3cMpeYotaNABq0/7EADgr9Uji6I194wBCa0UxM9Hojwgu+UMaAAPTbR48IErPuOgR+s7JTPACv4DgEBue9ET++tT199UOW408BgmC+AAPNOEa/BnIBnsPxa/KhTAgNksyODAZyv9c8bO8CBEdbgMXYwQAIdGJ//BOKBdrRAAxtgQA5yEAELNMAGHsjHJRbIkAaGYw4fvEM42jEEFjgkIAAh+QQFAwABACwAAAAAAQABAIAAAAAAAAACAkwBACH5BAUEAAEALAAAAAABAAEAgAAAAAAAAAICTAEAIfkEBQMAAQAsAAAAAAEAAQCAAAAAAAAAAgJMAQAh+QQFAwD/ACyQAQgA7QX4AIfi4uRCRUS2trQeIizu7uzW1tSqqqze3tzCwsSOjpRKS0yTk5TLy8xqamwKSnyenpyMioxeXlyEhogcHiRycnRfX2QSTnx6e3ylpqhaW1xeWlyurqy+vrxmamw2OjwjKycSFiwVVnwiHiQiJiSKjowmIiaioqRWVlQyNjTa2tyysrQ2NjcWUn9mZmT6+vwiIhzq6uwGgNQSVoTg6JwiNix8epA8REgqLCCqvqw8TiwIcuAcFCiomLjk7vQyJChoWkREQhB2jogcGAwIiNTo7uBUZmAyLCDIkCxEYGCImJC4tKCEjpDY6NRMYDxIzoDExLx+dqwiLgw8PFyIhJhoTmwkhDgIEBwSfLSmgqwUUnSmkOhiWGgUEEgqYGQMVCA+Ojj43ODYxMAmKDhMYIiyzrg0LDDI1jz8+uhKEEyywoiawqjwvtCowuzgvowMZGxCQCgSVpCykHCKkJjIzMCspKx+jrCsqqQqJCgIfshATkiunpSCWmAyNkja4OCyuLjIOoCIkng+KDAoJBzqkKyopsRETmBkYFgSlNTc4NS0uKzGxMiAenzk5NwcEHiUnJQiSDT47vB8cIQGVoQMQnxUWnDk3uTs8PgMftw0TlDEvMRCPDg4KAxuWmB+hFwafOD0+vCYmKh2ThzMwMTs4uQ+RDgMLkwcCBx2NtiKdoTo1uzo+uzIwNg2hLjIxKzY3vT49NAwECw6YBjI3uC2nrhQWlj6/vio7LwOVnxEKFg6OoCOkog+PEgyKEAMUmhwfIQuNjhiaFgMTFBCNDgGTJBIQEBahIRUQkTU3twEety8tLTY3sjo4viYppw6PDhgaGhoYHyYnsAEgODIkMTo9Mzo3Mx2GFhQKCQ2MjiyuMzQssAShIwuNszQvvB2Wpzm5OjQ9uAuKjAiLlQyNihshCRshOB2PHQyQjiMipgIgvQqKiw+PjQqLiwCftQuLiyOjoT+/vwmJiQiIiQWWoT+/vQ+PjwiIiwyMjQyMjyOjowWVoQCgtQmJiwSUnwSUoQuLjQAAAAI/wD/CRxIsKDBgwgTKiwID549ehDp7YpIcSJFiBYvZqx4EWNHiR83RhTpsSNJkCZDqkzJUuNKly05xhz5UibMmzZz0pxZEudOnz11Bv0pFCVQo0VPKq1JtOnQp0idRoW6lOfUq1WPZk3KlGpXrF+3ShXr1SpZsGbDqk3LVutat225xh37Vi7cu3bz0p1bFu9ev331Bv4rGC1gw4XPKq5LuPHgwfb+xYO3sLLly5gza97MufO/ESV+fWm2qxk90qhLny7N2nRq1Ktfx249G/Zr1bddt8a9W7fs3LV5/+4d3Ddt4MiJJx/O/Ljy581tQ3ceXTj169KrG8+O3Tr3797Db/8XX7z88u7j05ufDl79+fbrtcdHPx/+e/L33bPHv1+//Pz18fdffwH6Rx+ACBKY4IAMHqjggw3aB6GDEQpI4YUSVmhghhhayOGHHoa4oYgFlrhghxtGNplnLLbo4oswYtZQGaTFaOONOOao44489ujjj0AGKeSQRBZp5JFIJqnkkkw26eSTUEYp5ZRHXlTGP/DEQ+WWQU72S0S2nRabmL6ROaZrZ5KJm5poltnmmm6yaWaYcdaZpp103qlnnnzCuaeffbb5p6CBzgnooYQiamiijC7q6JuNQvqonJJWSumleCpqaaaRYjropJyC+ummo3paKKmnmqqpqp2GiuqqrrL/KmqqsdZaqq203qprrrzCuquvvbb6q7DBzgrsscQia2yyzC7r7KvNQvusrNJWS+21uMKqImVcdssjPCXYM5q35JZr7rnopqvuuuy26+678MYr77z0zvvFRBP98lkJ9cYLzwgP0dPvwAQXbPDBCCes8MIMN+zwwxDHuOaVJYwQMZfg2mPaxRx37PHHIIcs8sgkl2zyyQhR1My2KCM5gkOntSzzzDTXbPPNOOes887spkYPyzzvmKW4uwRt9NFIJ6300kw37XS7KkcG2tMtNiRaM1RnrfXWXHft9ddgjwzbF5FVHLZloAV89tpst+3223DHLTdmFYmz79wD7QOPPzHj/+3334AHLvjghB982mj0+COZxX6/LM5EhUcu+eSUV2755S3eCxLQeJew97iYhy766KSXbnrWbXI+98sPFX3667DHLvvstBuOkuIr+u0531jX7vvvwAcv/PA/wvazZNzizTpExDfv/PPQR/87mInfrfvefUuv/fbcd++926pNZHfuysP8xffop6/++uzTDOYX+k59Pe/t12///fjnP+9qEF1J/uowc53+BkjAAhrwgEKyCGnslqW/7S57CIygBCdIwQoOREynUZ3clicwC3rwgyAMYfc8Aj/rdQ57vROhClfIwhaWDk27oBjjyveQ87nwhjjMoQ7jRo97mcZu8jsh/f92SMQiGvGISFNNBv9hNr81pHVIjKIUp0hFkNHkSg30Wz1QWMUuevGLYJRX6pD3t4Y8roNhTKMa18hGJqFkFwzUkt8mM8Q22vGOeMzji9qERTniLWPM06MgB0nIQv7DIvnCkh/n9i8aodGQkIykJKeIJrKR0W96E40AJ8nJTnpyhRDxYdkWKTfPOfKTqEylKhEoEdMc72V/e9mXHrnKWtrylt1z5QIV6UB40GiTuAymMIfpO4+szIQAFA0ticnMZjrTcmg63v9K6csaPfOa2Mzm3yxyrzjGEh6z1KY4x0nOr40Jd8mbmyk3Vs52uvOdRouaZPjVOHB+YZnwzKc+9xn/Mv7Ro49/20cJHpdCfhr0oAhd2ERco8G4gYZv+EyoRCdK0XXRJH70/KNDQFfRjnr0o1sikyWDuLrQ3AukKE2pSquEL3p404nVjOhKZ0rTmnrGTIprYvnCadOe+vSnlUGJJacZt3UCE6hITWpNfaOiGSbznkqNqlRVahR9ZfGEv5yqVrc6UdyMNKPJDCRXx0rWd14UmdQ8ZVnXytZsVnJ86dygPWXa1rraNZUK3IXiSJpWa971r4D9pD/h+k2eBvawiC0kmPSK1qJW86iJjaxk02iae6mjoXCTJVQny9nOerGVS4wHWPsKWc+a9rQ4VOI/edm4fRgWtbCNLSgxckyi/8JtnXSVrW53W0DjYbSwm+WtcIdLQOrJsJdZJa5yl9s+V5ZGaqN1KDjFytzqWld7GJRmXB2r1ut697vDA20zjltPZbqSeojck6GQojnQQuS8oVSiahcKp/D5M71z8idpkALfvJ63shNpL30l9d4xAcqfPwFwNPNakowIqoeq3W+BQYJIQqVpTET5b4CpIyYFUq9MGV5Tew38FAv78MK0za9rTkyT9jLKv9S7p/F6qJsCE9i+ERlxU1ycXQzO+MKu1NxJ1otgDLpYUy1175B7ImGQtJfFqm0whFVGmxGDWCcVju+d7hllKtc4v0k+TpFFIh11gATAJIQxnXhTkfPWl/9SwqGeeD18YOOxpofvxa+clJioj6gMJbqUc44jXN8vn2lNZzYmnG38xp2Yhr6DTnSKTzK2SHPk0VruME50zGQn0ybTAoZwk/+8UDZ5+M//bXSe0bvfON050K1isA89XKYN2zgjloVhmhebZ0zHF808FnWGe41hjRg60ZVc06kvguY7ldrXDr7zYt2saZnomMyMzk6xJ4xBBo/EwkqGr4RtrWA5geS310sueNfNbtnRuIdNLeyqeX1iPBX72pj+cZu7fWsYtjq9PAbxrIPi4OwueN914jP/6m0mToup3hmR766z/cZWp9goAbZwNCdMknKXRNu6pPOVNQfxJhc81Kj/9pOeor0pkSQZzqk2nrh9bHAwP/zUpUbKRmhdYM0598OolvLHzQTpHF86zsYT8LgT/Gv8vpx/O1f1t/M7dRBHneQDJvaD53spRkvb5xfWM6OPTG1jqzjO3g5lsbyta63b3OIyeXOdp/wTD8u45j+ft5tELOY39fjZfiq1tG39brrvW+gBJnbBg7J0ZhOFxToZ9ardXPacLDhOUOZ2szesjkCrGdGm8lSkm/zoYwOd5qUn/J9BK205s9zxBXeuoJ78aSvH+dbz7vGZkT4boTpn0DKPOIX9rPpCr3zavN694beeasBPGfTceS9m32ZU3N93JWR+883NXHKabBzXXT77/1BkruKP4/fBU+F04u1sTLQXeeNrrrGQN57jmLMZ4Fm2eK31y2aCo9fIu2Bmv+d4fhd/qucRV8d3TUFrh+JnwrYRPhdm3mdrdkdiM6ZxiEZufMZmEKdobYI4dJdzBlZ6RdYRYUJxunaBZydhGucoWpZ1eYeCKJZ7hKdEkNdxWTZ57PVschKBvuZs5xVqtKd2wtYMA9cY8JdeKyZ8jRaEPHhwkNdos2Zv+MKC56dpP9gRUehphhdn1yZo9pd6hxZNfNJ7XjeGKChttnGDFmaD/Udsaeh3y2Z2Xpdvxrdhpmd+dCdkQ6GEkFdjMycdHMGHGuZviXZ3apJi8EVj9lVjGf/XYspWiNtnEqRHZ273EzpmiI5WbPqHKMZ3cNjXdsLWcIf2fBo2ij44gQ64X1ZFSu32irAYi7I4i7RYi7Z4i7iYi7q4i7zYi774i8AYjMI4jMRYjMZ4jMiYjMq4jA3zApQhWswYjdJYRPEQDyNwjS+wDy+jN9wID3rTEA3Rjd3ojeAojuT4jeF4juo4jt9oju1YjuBIjvKYjuj4jvA4j+kYj/S4jvjojv2oj/44j+i4j/xIkP7IjgJ5jwO5j+NokAQpj/WojxDpkPnIj+94kAkZkRGZker4kAs5kRcZj+Y4kRZZkPhYkhQZkvAYkhspkv+IkRXJkhWZkCD5kAzpkCr/WZIDiZAuGZAkeZMzSZIaeY8nKZMA2ZM3OZI6eZQmWZNKmZQp2ZEraZMwGZNT6ZT5aI8euZQFOZL2qJVe+ZM8GZRBuZMzOZQIGZZDmZVAKZE/2ZU0+Y9tyZENWZVEuZZK6ZNNiZJ1KZcwaZQBuZA+iZENeZZk2ZEbmZZLqZYUaZU5KZNm2Zcf2ZdWKZU1OZVPKZmIKZeWGZkmOZlbWZhvmZhQeZKdKZaWyZen+ZKfyZaa2ZKgiY4VAy5ZYo22NY24mZsf5DkN8QL8YgHswA7IgAfsQJzBeZzGmZzHiZzBqZzLWZzCiQfDOZ3SaZzU2ZzROZzBqZ3VGZ3LSZ3XeZza/5md3QmdxYkMzwmd4Gmd7Imd5rmd7emd5Amf9Dme4Wmc7zmezsme4Tme5rme7lmd6zmgAlqgzGmf+Imf7vmcxOmf35mc4SmfCXqgBjqf9Cmf6Ymgy6mg5tmgHKqcBOqgFNqc/dme/kmg8AmgGTqh51mg/umhG/qgF3qi+BmiJKqgLOqcHYqd+lmiL5qi5Ymi6hmkFQqeI1qfLpqgKsqd94mgJXqhyBmhKrqj4hmf2rmkH1qlUPqgTgqh8bmg6ZmfSXqf8kmm+smcZWqlRAqkWkqeIgqjaTqj5WmhVBqnEnqlAuqm5bmnNyqnIcqhR3qmDIqmPlqhaaqhMQqmHtqjgP/6o+85pnk6pV/qpRfKn5BaqXj6pJcKpIyKpQHqnoK6pocqnW3qqRKqqIiqpnI6qEbKqaIKp3paqrDKoRpKq5aaqC06pU/apy2KoRPapbuKqK6aqqf6qRoqpJlKpH+KpMiKB9EgnPyQUfywnPrwpwQKqSi6n326qMTJnrNKniwKrt7ppdd5qSCKB93KpEmqph7arXfqrtWZrpDKrUbanTWKrnrqrjd6pjoarkpqoPGqp9Yqr9Rpr52KrwO7o8NJsAjbsOvZrvtqrsuqr+cKoN+6sNF5rhQbpfCaqwVKr9rKptjasLzanRjbrzRqo6Tqouc5pGeKsa6qr9zJnNzaoTP/a68cq64nC53kirPj+q6MKqYQq6If+58jO7T4urEYm60ZC64w26sVarAj+7CfqqQ2665N6rFDirTtCbFO27ERG7RGC6Pceq/X2rRLm6M8+6iFGrQ+q6PLCrUDe7NNe7Vpe6/Daq4WWrDJSrR1mrQ8WrSSyqRQ+6gc26tru7WnyrAdS6beOrAgC59cS7N4qq+9mrbLCrM4G7SY+7Ytqq2dK64u27Ayu659SrWFK6TOWbCKe51muqmei7aky7pwS6lTa7ufWrhCa7hji52WS7boyQ78sA8DMa1ZMBlOpZvKu7wGxA/6wA+CULzIEK0v45ZseZVaeZQq+ZFXWZYS2ZIu/+macxm+aymUh1mZ1luYX2mT10uU1kuTinmX5ru95/u+SMmUm2m/rImU3Mu9ZAm+49uW/hu+14uWAbyV38uU2du9+tvAnFm/nCmYbrm+A+yXpgmbqam93tu+6pvAqKnA77vAE4y+ngnB7Eu+hvnBDoyZ6bvBBMyRJvzA4uu+Loy+DYzB/9uYl6mQ7muUN8zDIXzB5rvCI6zBMUzA2QvARYy/NFyUhpmZLQyWo5nDQ7zEJNzETvzC/cvCRMzEkMnECSzBWHy/UfzCKNzFLWyacXnAIGzG9yvGItzBb+m9orma6XgHIcAOLJA8/IAHt/Avycu8gjzI7FMC0xoCMzSt/P9AyIzcyOyjyATBD8iQBY5cyZa8PZBcvH58yZzcycPTD89LEMBpAZ5cyqYsO5ksEKl8yqzcypezyn1Myq48y7RcOKsMnItcy7q8y3MDy+wgy7wczMIcNtPaD6IsvMOczMqsNf2AzJoMzMsczdJsNLfszNN8zdhsM74Mzdnczd48Mr6cy988zuTMMbeMB9xczuq8zgcTzuz8zvA8MMUcyZMcz/Z8z+4Cy5uMz/zcz+QCy8iQzv480AS9JM0szv/Qx7dQ0Azd0EgC0JTs0BI90T6izwtN0Rid0TEC0AKt0R790ZVxzhcN0iRd0ggxz9Ib0Sa90it90JGMziwd0yXtzjL/XdMaDdE2ndMUrc8drdM+jc80/dNC3c88PdRGDdTW/A+4fNRMDc8undJNHdXqbNFSXdXfzNFWndXYjNICYQH7rNVgrcw4HdZkLcxFXdZorctBndZszcpj3dZwXcpnHdd0fcnVjNB1ndeEzNUJ/ct6/deE/NRdjQd4DdiGPY3bfNiKjZt3vdiOzYyJ/diSfYyCndCEPdmYTYwAXdiZ3dm6SNWeHdq7iNWiXdq3WNkKbdqqTYukvdqu3W6g/dqy/V2tPdu2zVyo/dW3vdvDVdu8/duyFdvAPdyohdoBTdzIfVqrnAW6ndzOnVhv/dzSHVhzPd3WbVebfd3aXVd8ndrb//3dZOXb4D3eSiXc5H3eQCXe6L3eNCXS7P3eNhXd8D3fIJXbPU3f+I1Qa53f/J1Q1Xzf/R3g7tTdly3gBr5Pxs3ZB77g4mTeDP7g2aTeED7hzOTgFH7hwiThGL7hq0TgI83hIF5L/x3iJN7hSd3HCl7iKm5I2b3iLi5JFv7iMo5Hxg3gM37jYeTeOL7jdiTfPP7jXxTjQD7kUaThRH7kROThSL7kUVTZo8zkUF5E+pziUV7lIdTYVp7lLOTjWt7lFVTdXh7mE7TfYl7mzcsOxgzVZr7mBpTbH87mcH4/Rh7ndO49Ql7neI7JSf3ked7n35PbVO7ngj48WD7ohv48XP9+6IruO2C+6I5OO06e1I8+6bETzttI6ZhuOvGgyHIED17NDyOgN5k+6qOTyiMwrfmwDusADqTe6peTD/pAyr7Z1yGQDu2wDq6e65KzDvkgvMkDnPnwD+2QDrpe7IPTDnnMD3yMDCHwD/7A6sYe7X6TDr0O6posA/+wDsQu7dweN+uQ7Mve7ODQDt1e7m7jDyzg68XLDsG+6ub+7mfD6+quyszu7NsO7/jONeCQ7ImMB9jeDmKQ7wKvNdQ+7wmNDMHeDuQ+8AzfNOkA7tdu7wuh7evQDv5g8elw8Rav8BYPDhcf8P8ADrZ+6+lw7w1/8gYj79ZO78Fu6xOvOMQODuv/cPH+kPHjLgYKX/EL/w/Erur+gOsoH/QEU/DKHvEAvxDpEAAUcA4kkAAQAAFOjw9Qjw9S7/TnIPUQcA4QcAEKkA7aLvRgXy/7bvDALuw7jxARkABLQAL4kABt3/ZuH/dx//YQIPVN3wErYPJhv/ftguzCm8j1PuwHcevtEAFSvwB0wAEIsPgI8ASM3/iPz/jYoAILgA9YAAw/X/F2w/ecjy5Ez8fsIO5AXxDpIAbEQAFy8AAF4AL/8A6u//qwH/vvMBCMgAEksAQnoO0g3/m8Ty6fPxDAyQ</text:p>
      <text:p text:style-name="Standard">LCDu0FcesZsAQLoAi10Pqy3/yvLxCufwwPgA8R4PVf3/vYvyV+X/Sq/8zu2U78BIHzGZAAGNAHs8/8zp/+7zAKKgABznAN/4Dz2T//UtIO1T5DLBD4ei8QFp8B+AAQGCr9+/eO4EGECRVaEgChhYd/69IppFjR4kWMGTVu5NjR40eQIUWOJFnS5EmUKVWuZNnS5UuYMWXOpFnT5k2cOXXu5NnT50+gQYXiTBeCHT94B/nhkfHP30SF6dpVwIeBEUGDIAkIINFgxb90UIeOJVvW7Fm0adWuZdvW7Vu4ceXOpVvX7t2Z6fIdTUrQArt8/9qJRSimnQY5dA5gDbnVIcSweCVPplzZ8mXMmTVv5tzZ82fQoVmu28tvhFJkIZyCo9iu3RYSGAAwBv/JEEKHr+nWiebd2/dv4MGFDyde3Phx5G7BGUWqlGlE1grXtcuAz8Digo0begVLOPl38OHFjydf3vx59OmP6+V78G/gdtETgvMXITH2rB9t4+6u3v9/AAMUcEACCzTwwN6Wa48gflL7B5zdpANHg6pmy06rhjoQ5h/DEPTwQxBDFHFEEks0sbx2mDuNwecGa426BKyiTb8MIZLoRBxz1HFHHnv08UcgN2KvOQaRCWwd+RBKp74KZ/TIMf4iC3JKKqu08koss9SSLtIW/IcfdlRz7UXYrnOyo/029CfCLdt0800445RzziyLOmrFLx2EkCIIM4jRwvw8gsSP2yDzjk7/RBNVdFFGG3X0s3ZK6+vLFg8VjEnFzuSIAEIf6u9RUEMVdVRSSzV1pSEnfc+pdiha0k/ZNN2IABXwaaEZDls9dVdee/X1V2CxTNFLMFkAK8mDwDmsyQtphIC7G4OVdlpqq7X22uSGxBPMwJ6iaB1//DSzWUEJ5c9FbNNVd11223XXLAWJzFNMZAlaksJYye0ISlylfPdfgAMWeGCCK7JT3qWaWkcMV9OJ4BwZA+3oHYZsXSHagjPWeGOOOw5VW9QCU5bPdTKAAIPF3pF4o3cGxedcNj2WeWaaa7bZxC4RZsdYqQyGTSBZNaLV4nWQvPlopJNWemnk1mFuUm6dsnQw/5MXYEDllTdKwQQIKngqZqbDFntssst+K9V4/AJMMEunU+CCBAwAIGuLDDKIU3zwycBsvvv2+2/AZxrWNBGKVM1b6RiuQBd8HkAghQMil3xyygEA4AAGuO76q8A79/xz0EOPSNK0KW0K3YSmW2eFDrBYAh8S8ElA9tkTqP12fCDIGwISILhAgXpFF3544ovPONUJihRZ14R0i2idE2LXnffpe8/det5l792ha8Y0/nvwwxd/WqfvfIHF0xm+qOh/UAjgfWLelx/++eVfwZ/x89d/f/4ZBYd0wwmGeQaTiL8yEhnU9U+BC2RgA3c0OHgU7kthAssAK7KwdoDtIoYJi/8GHfhBEIZQhOc5GDzONy/BBA8h4CpgWMSwjg9wMCwz1E0H8TdCHOZQhzv8jbYGQJAsUHBPPCRiEY14xOSUDyknbJBqjIZEKEZRilO8TKokmDDoUFGLW+RiF80yuBGUrkEi86AXzXhGNKbxJO1gAV9+aLqi0acd/nDNHKczxzqCwzB0NEx86ohHPNJRj3OEEB3BhcdD8jGQSKIjH8vgGjq6Ro5IwqOyGvnHSAIyk3XMZCT3aMnprOmSjSwkJkeJyUEqMpKdXFI7xPDIP2rSlbCU5CUhmcdAYhKXkLRkKzlJSDva8paAJKY/LOlHXh5ymJVM3kgGsEhVHtOYa7qlHAX/Kcw67hGPrwymNWf5y2UCU5Hh1GYnj3nLVepSmPRppDJjuclOhlOX4MxmLssZHzGII5fx/GQxfRnIc6KTnsM0JiQpWUxihlNZAtWmHvWZyz96k5SLpOclrenOYCZUlrIUZCJ5+dFyBhSe9JRjLDc6x3hCtJLaFOgybSnSk55ypI3cpB3p08p0uvSQ5/RoLi9KSmNiFJuGTGZBIdnKPs5RKhZVKTqVJdF3glOVjKykOuPj0Wv+0pbTlKZG47nQNZXUqxkcpbJYasf4pHSsoqwqQiVp1Yq6cp8EnatBh+rHgs4UpQadp1yXWUq5CtOoYgXsX0f6yz4KEqI1XeVB55rX/0BKBZKnTGhOt0nSSHYVrWr9JVTHKdi0DvSlih1qKknazbPKU6X+mGhLE/pUUZbSqNVMbWk1atfAuiapBi3pYW9bU4HONp5q7aQyIcvYfSJ1sYBcjj748YITWkAfMihaGdV4XexmV7t6cS483ggmGXyAfdolb3nN60UxMCceErRADGIQDX2wQ77RmC876Cvf+sYAv/W1Lzviy1/+3ve++L2vfvfrX/kaWMH5xW98DZxgAh94wBLm74MhDGH96mPBFe5vhwc8YfzqV8Ah7m80kBHhCxuYvhreb4Eh/OEAtxjAJKbwjDu84Q7LOMcedsBFgmAKjEwCxPJl8YOHPGQRx/+YHRbWL5P7a+QDJ5nGI75xhKFc5f46WMlL9rCOqTzkHWOZvi4GsJMtzOApc3m/OBbwib184DTvmMooHvCDr0xfC9f5wmru8H+fDOAvr7nBgGYwlPPMZ0Sj2MozBrGUJzznGtM4zIdWs54F/ecunxnSOpZzpOGsYkRfGc6S7jOHu0ziRxPYzZV+M6iJjGJXT9jJg+aypcOcaAm7Ob54fvOFV+zqGJu4xsLec44pPeIMz9fNtq71qKUM50APu9hNNjWdbcxrX3P60ry29X/9bGsYq9nOgpb1qLlMaRy/mMLAzjGYFe1qR7P6zOMON4YHXe8oM9jSm0b1qjttXzc/e9f/yib1q1Xs7wCvms18ZjGfsV1pf0cb23MeN6u3bHFsA9vO3/ZvfJESj6T8BQ/sGLl88YCMk+Mh5exAOcoPnHKXrxzmM2d5yU3u8lHjfNQrx6/N4Uzzlpc86EP3+c5v7nOezzzoJGf6z5cu36CPvOQ83+/KdU51khM960nX+st77nKdb73mVQ+70kc+9B6PxAFFhzrSwx5z/BL96U3v+djhfvSX6zzmWgc71Wn+9bNPfe4y7/vWo172qyde5YXHet2djvXGO97wKif738eOd67/Hehsp7nVI+/2wJsc8JOf+36XLvWnE97mkW9723Ge+RM33uynn/vSFe/1mve97HkP/73M7W750Ytd+MN//IFfH3bci33vgkf96nF+/KJnXvlYf3rXk2/65lfe6MXvPeBLL/2jo1zq3qd88S8/+eFTPvvm/z3ycw98sX8++OQfPPHBj/34u7/1pSe90Nk+f7rDP9ebupzzu76DPaprOeELvbHzveVrvdG7O9FrPfibQNUbPc/TPrw7uvGLv9/7v6rbwP1Tv59rwMKjuwRMOedrvuWTu6K7PesLvw4UweA7OfxigX0QgRcYgTA6Lx/8QSBEohIAORPahxGAh31AQiVcQnhQwiRsQiiMQil8wieUQiuMwiq8Qi3cQibcwixswir8QjDkQipkwiwUQyhEQy6cwv8lTEI11MI3HEMrFEM6lEM1jMM1nMNmEokJwMM89EMsZEMznMM87MJCBMQ0JEM5XMRE7MIzFEQ3HMMyJEQvFEQ4bERD/MI4nERCjERLvERNpERG9MRPLERMFEVGNMVSVMVLTEVIdEVENERKfMQ1pEVOLMNYDERZbMRQzEQnHERWbMNdbMU/vMJItEVjVMRkXEVgZENOdMVTbEVkJMVgrEZeXMY7VERq1MVhnMRtrMRojEVaZMZoNEVvDMY3fMZjJMZfhMVyFEZ4lER4FMd4zEZlLMY6tENuLEdkfMd9XEZrhMZrhId4OMISMKGkiIeDbMKDPMImJEIoPMh9WMgmHIH/iYxIeFjIg9zIi0TChXTIjBzDIxxJiazIEgDJESgBNQRJJqTIkGRImFzIKhxJeKDJK3RJlQzJjdRJmExCm9TJMnTJitxCiZTJRbTIMSzKmHxJnhzKI8xCoRzKXjxHJdzIMCLCJ9zDkJiAk6zJroTJmDTCmoxCjeTJnfzCeJjJqFTClBzLp5RIIizLnezJkJzJuoxIKqTIs6zIjtxLshxKikzCj6RLKYxKl/xJg3TIiyxLNPzJsQTLVJxLjuTLsrTDuRzLkoRCmpzEuexIzaTFy8TCttxJ0rRIlHxJnLzLRAzMu3RMpRTKJ1TJzMzJpPTIpqxKk7xN1MxNkAS5zGTK+45EStyETIzEyIbcB4hkSi1sSCmkSYPMyCqMy+eMQoeczudcS9ssTK8sTuHsyqeUw8q0zeOcTrNkSJ98TKdET7CMzfRUT5AUTIyEytFkynpgRIq0SOY0xq9EwvcsTCoEub4cyjWsTipsSzBcyPoUUNKUQ/JkQ5YEzC+Uy5qMUH1UTjA0UCs8TMwEyfAUy7r8Sol0yK80Qua8T7cETN3UzKUkyGcMyeusS9+8S9h8SQqFT73kT+XUS5SUyct0zgwtTsz80c98yHl80Lf8y8L0UZYMzr980PPUTsm0TCiMUcWcUblcTBe90SUU0aXcTMLsQhP1TI0syA8YgYAAACH5BAUEAP8ALJABCADtBfgAh1eQ3Lu7vLa2tIm15FtbXCt40h0gKWVlZJaWlx08Yx1vz25ub+fn53Cj3wlRpLCwr87OzHZ2dD+G1rnT76PF7BISJF6Z3Njm9unv+BZDfCYyRQxjyvX19CguPCI6VBJKjKenpcLCxCJehEpKTKCgoNzc3Mje9Ht7fKzI7FZWVAZiy8rKzI6OjDo6PDmA1EJCRJK45AdZuDIqNCIiJPb6/IqKjCYuLCwyLB5CaCoyPFJSVA5KlIKChcbGxPr6/C4qMAZezA5a0KaWnApqtCYiILLSnFhuhARa2Ah+9IB64Ah41Oj68ISIfNDsoApU8LKijGimuBROeAZYyNLG8EI4KHxqqBxQIDB69BY82DZ6jP76+IaKiB5WbEogeEI0PKSwqMg8gHKyjHQw1A5SeKjuwHRIlEayuBJWaGTouLCW6OiWrGZUPE5KTBzKgBoYHLTUyBJSiBwodMSWlPDsoGiG4Ojc7AgwdFBuYBqE4OjizAR+4IKIiHhqfBZUeHyEsIac1BJWeBY6oCg4ENTS0FJOYB5ShAoqLDg0PBRGaBg4SB44LJzCyCwkKHig2D48NIZqfDY8QOj20Fxs4KSojCJSoCgaHASE4CwsIHyKjGx6JEowEPji4JzW3AiO4FiIbMjaQIbI1GY8WJaonEooQEhQFAJWyFh6qND44DaCtD46QFA4NIJIWCBU2Dg4UFJEVHx6WKSibGyY2CQkMKSElJ6ixBJQUBJ6jGTKOCJcjJrInE5SUIiGmEoQME5KNEhQfAiCyEJIyAaE1Pj20Eo4VB4QdGxUZMzOtPz86AyC3BJq8CR6ODCM4DZo1HRIGGjE1HCy5N7GxNLGlHQYVEQ8PBpchPLGwBJcgHCg9MiWLAZQeISKcE5QRBKEtDIwdApOyCgoDDg8NC5QaCwYyCoqNIaGhD4+RD4+PC4uLBJSfC4uNAJexBJSdP7+9CYmHAJazCYmJE5OVAZ+1IaGjCouNAJaxAJ+1AJezAKG1P7+/B5ajAKC1E5OTB5ejCoqLCouLAAAAAj/AP8JHEiwoMGDCBMqLPjuHTp99SBKjEhxosWKGC9qzMhxo8eOID+KDElypMmSKE+qTMlypcuWMF/KjElzps2aOG/qzMlzp8+eQH8KDUp0qNGiSI8qTcp0qdOmUJ9KjUp1qlWa9eqh+9dwodevYMOKHUu2rFmujNBF1MdWYtu3bdfCfSt3Ltu6dvHO1QuXL127fwHfFTyYsN+4hN0KPlx4cWLGigFDnvy4smHLji9rzsxZMmbPm0F3zvuZdGjTo/eWVn2adeq+q2G3lv06cG3Es22L3o2at2vftIHr7k38d/Hgx4cbX46cufLm0J9Lx327sXDq160nx75du3Pu371H/wc/Xvx08+TPR+6+PnxWfb+UjPlHRNbZ+/jz698ftiEcffzwJ+CABBZo4IEIJqjgggw26OCDEEYo4YQUVmjhhRhmqOGGHHbo4YcTltNCC9Tos1VXIKbIYENqiWBOOeaYMw2MMMpIY4wzvojjjTbq2GONOQLJY5A7+kjkj0UKaeSQTC7ppJJQJiklklQeaWWTUVaJ5ZRXPsnlllp6GWaWXZIJZplfionmmGmaqeaZcL4pp5t0tmknm3iuqWecdebJ5517zgnon34KWmifgSJKaKKDGsrooY0q6uiilE5qqaSYRqoppJw+6mmlmXYK6qafXkrqqKL6WM4LImj1zwzvqP8oa4L19aEPNbPmquuuvPbq66/ABivssMQWa+yxyCaL7IgttBoFV7EqW+w7adUToLTYZqvtttx26+234IYr7rjklrsfs62eGK25ILKojwjsxivvvPTWa++9+Oar7778ImROC+aky9UM/VLIYj24Fqzwwgw37PDDEEcs8cTA/ttsPc++Yx/FB2ps67UchyzyyCSXbPLJKKcM7IgBu4qiymdR+xDIMNds880456zzzjzXazE/vzwLa89fHQwv0UgnrfTSTDft9NNgsSyCfNBCPZC7CVut9dZcd+3112Bv+7OrQ2tdqx5HI8QDBDyE7fbbcMct99x0K/RvwFS/DDXWCq3/3XbdgAcu+OCEF04xumRvbLXH1iq0xwrkGC755JRXbvnlxN7tbNVay/xu35BjLvropJdu+un6Ia7u1rI4dKtC5ISO+uy012777YFrnve6ezvUeEJ+4y788MQXb/zNzAI93zsEd+46zQY9Hvnx1Fdv/fXYz6v7VvVtzTj0BfEge/bkl2/++ejnOvbqzj+U9kGxT29O+vTXb//9+J8LsAi/LM/707VCWN/YJpD55e+ACEygAtMHsBbwQwnca97i0gKgAf5tgRjMoAY3ODvNYYwriuvdzBw3Pg6a8IQoTGHcVMe5xb0DDvV4n0HEx4NUtECFOMyhDndIkH3AYx//2AcQ/wUyghGQTHfzKZvViOC6rMEPcuBIBQ+nSMUqHnAEQATiCOBRRCEOcWQWExjzvPc80NVQB1ZMoxrXeL0RLOABDPABPvCBAQEswGRS+6DGvFctGRaEHBAghxHZSMhCGhJ1NYjjHBeJjxJMb2QNFOP/nMY34K2gBq9AAAgOyclOenJwCGAAA0BwAHhEIAQcwAcETgDEH3IseUF71SSb5rEKJuRxCPgHCHL5yV768pdbG0ENQLAAL7oxABxgAAsEIkSOIbGFIvyd2iDwABKAYA/AzKY2t8kzL3JRiGwIJQceQIB/YPGVAOMH2WbJNM+BjyCAFAAJSHBHbtrznvgMGRaLyP/MH7KAARwQwAGY+cp/Tc1/ZHTfAAOwyYHm86EQjajCjLiPIv6TAyBIAST35ypZSHBvslCLEw0SuwD8Y5kSTalKVxovLO6DAA9I5i4qWlF0Xox9Exwh8CBgUpb69KdA1ZYX91ACDkAgAkEcJMWeqUQRfu6WK2BoDTQa1Kpa9aq66iIfeuADBiBAB/tUqsRYqDcAhvR1lpQqVbHK1ra6lUI0PQEEfIABEJTziBzNWAif1pA+SPOJDJ3FHd5K2MIatkBFTEEou0qCu+L1ptDk6wufOk15iuIVh82sZjf7lS4eQAAYaOQedMAGPKaTak2VrEhhtwJ5kuAEnI2tbGPrxh7/cIADAVgAG0awjS+KLIz9iywlKfjOgYhvl5ucrXKX+9YFcJUBjeXtPnbrW3Sa44HcY+fSDlZcgcQOATyYJ3PHS96fEgAEGOBAdGnqUpJFcp2sc50fCbI2chxAk+XNr34fGoEVcCAExZyuF5u5Ubwt76Oq/Wv0VsCDFyyAl/uNsIR9KY+iPuAAI6DuPqu71BGJca/D1ek0p1fPCZv4xIT8JyNXjA9lJtWZHoZv+2IIukei+MY4pqKKWbxIrxZ4czYgQnwfMtI/MvgfBsyxkpeMQ3j004df5Ofh/qU8+mhXae7q7j+Cx+QuexmD+wwiM705ELGOdX8QFC4tX0hjqNr4/8twjrOcBRRGlyGYku/wa5HpS8A5+/nPgA7L3apcVkqeVcvxC7SiF81oqaW50LSslpa5zOhKW/rLdd5KavGsUEte8NKgDvWJHT2f1iVUwQP5FyDJATBRu/rV5X0vTkH6MRJ+Gta4zrVmYZmxO6+5RQdpNZIFImxdG/vYWH0mpJnGxD7oYc/Ijra025rpgXnvrPOdtra37VOWVdnUnaMgtLlN7nLjM4y7S6gtzc3udnMzjyfydTt9p2V32/vea/xZLJe9Xfni+98AZ6Oyr5w0mQkw4AhPuA7JKu/tHlrhEI84BxsINL2qmx8xyviNaESkckxDR6l4UchvFHJzlHzjaf+KkZIy/qIgjVxHOcr4kUQOcx7B6OMwennJTZ7xl2tcRzdHOcdRrnKgG13lPpeR0Ts+81Rs/OOqqrmPQl5ypzfq5TzyUcuP7vGiF53oXgf515VudI7TfOg/LwfWy370pTfp5Br3eZTWPvO249zkUep6zsW+d6B3PO00jxHdxy74G8Vc61JHO9K1jnWo23znXz98jay+9J5P3u09BzmNdq5zsU+p5U8HPMkzH3Qn8VzwbJc6z9W++MDLnedUhz3rvV53ktdI6YbfPNvvDnqWV931NKd6jXS/975vPfd+17jkMz/2rns+6jm/fNEPryqXfx3ySUcS60u/+rVLv/Qbhzv/51U/dZmHPvCVx/vqyf503Xcf5oQnvsyB/nv1a//uNw87/FF/+p3PnvR813qe536XN3q353/rx38BqIDFx3wLeHoPiIBJJ4GMh3ru93uzV38jh4DFd3JHYnUnt3Y/IoK3t3KE93OO13smGHX3N3zV54Iu2CMW+HIxV4BJV4Cr1wKs4jIEhzR91WYSF4RCiD/rY22dE1JrYQkVYRHpsYTp4RZKCByMkYRyYQmqgRd4EYW0oQdtwYXIYYWKwReQgRhyUQ9gCIVMGIbSkYRq6IUScYZtoYVsEYVl2Bx1qA9aOIa/IYbLgYXaoYfJsRaHcYeNURdmOBh8iIjUkYiB4YRc/0gRYGiI7eGGuCGHjfiFenGHhIiIlpiGgmgXbkiIoqiG61EXoVgYcvGIT2gddUiHdLiIpCgRquiEiVGIcWgemxgZowiLjJiLnRgZv9ge4OEXTpiLtuGHqdiEipGHwtiMisiKwpgRbEGJuyGNc7iLtniNonGIf1GHxjiFc0GJ34gcfjgc5cgd5/iH5LiO5siO6PiKuiiHpiiLbjGK9qgb3lgdzpiOsdiH2bgecHiHnTiIZKiFv6BHPUg0REBB7wESDskRDQkRWdGQFEGREwGRGzGRGFGREymRKKGRF7mREhmSFwGSFRmSItmRJnmRI5mSGZmRJ7mSS0iRGqmSHumSNv8ZkRi5kTWpkhapkx75kjLZkiypkzXZkkfJkUGZkjFJlD+JlA/5EU0pk1NZlFYZlTHJlFU5lVQJE0wplCh5lVzplGB5kmSJkzCZkx9ZlDv5kT+Zk04JlGp5E3J5F0qZlWGJlkYJkU+plnWJk3DJkyUZl0tJknyZlRwpl3fJlidBk3p5lSWJlUuJmH85EjzZl0bJlpn5lkjZmZz5mXgJmp4ZmqQ5mqYpmn05mJhpmTPxmIkZmIlpmF6Zl1/plkmpmlw5lhyRNw03hL75m8AZnMI5nMRZnMZ5nMiZnMq5nMzZnM75nNAZndI5ndRZndZ5ndiZndq5ncEyAwTDb9wZnuL/CVEz0DqwMgPtcJ7M0xDs2Z7u+Z6wsp7tGZ/z2RDqKZ+tY5/yKZ/nKQs20A77qTHrCSv5GaD7eZ8Fyp/wqZ/5SZ/9uZ8JKqDtmZ8Fep/sSZ8RSp8HOqDvyaHqGZ/q2aD1yTwiKqDxmaAfip/rWaLumaINwaIteqAVKqEG6qALWp76aaP7SQQzYAMX+qL6+aMdyp7mOaJCyqERuqE3SqQ/SqAdyqMk6qE0KqNBNqMSeqJCmqQaiqBNuqAMGqNYyqEm+qNFSqYrGqRjOqEKmqNiiqYgWqZHGqUGOqY6Oqdx+qVbCqQaap8waqUXSqETCqIQKqcuCqJB5qb1CaheiqZT//qiFtqmcPqlawqjSiqlQYqii</text:p>
      <text:p text:style-name="Standard">XqmlQqkS2qhRYqhRyqoU4qjdeqkgoqpIwqljcqoZaqje6qhSUqjXIqjaQqqbMqoi8qpuvqoomqmI2qjBfqpslqpDnqoAWqlglqqcZqne6qoouqfAPqq7omqu+qno6qmTCqlM8qs7xmrrqqpctqh26qgIkqqC+pRG7qncgqjzaqp5RqjnMqlmaqipnqrSGqkV7qkbJqiDmqt5sqivcqm42qk6tqhBkCk45mwChtR60kElfCdKjqkWqqrAhukBHqf7Tqf4wqnGEuwNXqgVfoOTPSmHqunERuwd2qntIql7RqiBoquK3uvG4qsDaGqJP9qrDCrMfz6sSVbsF36rqE6qtAaruZ6sUY6o0XaOlBaorFKqR3Krd26q0Jar3zapsNaqF46sk2Kqck6sV5ap0zqpJBKqJY6qC4bpepKtYhKo0jbpXgKrrSKq12arFYLryaLpuh6qVNbskNanynKsVsbtrLatpvKtG2atte6qUcKs616p3RLq05btS6qoGB7q4hrri1KuGpqoXn6tlXbqUMapi7buVILqxYbtAIbsHSbrTnqn0z0tAMarGJKrZJ7t2brtqvbsa+ro0kLuyIrrf3KunM7rOIKr/J6oYdauRHbokEWs3gassfqszaKsoOKqEZLtcIKtA/6q3y7qpxbsVf/yrWrGqCPO6/Ua7XKCqiYi6uzir5+m6HkC6as663rErQPurr5arq+O61iyqt2G6a3GqGUGp+vq7IjGqnj66Hb2qDCyr/D+79zqr95aq2S2qNEAKU+G7Xxq7blW7Bia6LNm7gia7cS+62h67v3a7HC+qgni7an+7n7m7m4Sr8oyqJ+mqDvKqIIfKmTu7xeu7m2i69nirhWqr0p27jw6a+zK7ygG7OdC7jU2qtiu7MsnK1SbLxuu7/Ky65/qqnfS7mA27dXG6c0u6/FG65Ha6ete8LSmsM16qdTzKg9/MCrCsWfC8B1asOLu7cfbK/qqrU9TMG0u71ynK9rSrx4u7nQ/+vBY2uv1sugtjq2mPvFNKu0eCyz95rBcay1jluxcSu43MuqJMzIYkzJHsuvsnvChayvJEvGaAy8keqpwouynVu5QKuzMZymdtrACvwySztGCxvMwtxL7TkQFqyxUnqqKdu3Pxy3qivEpvvMcozDifzKB9y3KSytuCvElJq3hqzL5hnCQ7zHslyvSQrH38zCpmqe9FusIyvOXvzNbJzG8dqoSSuvuWu9rku6Gyy8RWzGQuzCtUu6fbzCEByo+9q7qJvG6rzHYSvOrdzJtvrBIXrJLJy3V6zK9hvD2iy6ROuxreqsP2umU1yiEvzC2NrF+vq2zuvI85uu2MzNy/zEjv8svaKc0qAcz0DaDq9bof+pn5ys0q+KzvLrxweN0hnstwIttWWKrOXqujN7wkh8x9W8u8RL0POqqxUKsBAdv2Oas2nKy418y2prsyyrz77axSZcyvmryiKtp05Lsscc0Yq6rF870trMzAC8zerKxTn9uOqLwGetwqUrwBxdz0q9zojdvkF6NfWxnsMc2ZLNRj86EOY52Zid2VXEngTB2Zr92aCNQpd9NZsW2qZ92vjj2QKh2qjd2q6NPufZ2aX92rRd28XD2qxt27q927Yz2gIRn7wd3MJ9Oqzt28N93MgtOZB9NeCZ3M793GHzogQR29Bd3dYd3cC82nt03dzd3VD/A9yW3dzePd7kDTMCKtsJWd7qvd4cA97and7sHd/yvTD2Od3iPd/4nd/5gtuzrd/+/d/0Qt3a3ZsAXuAGDi64vd0HvuAM/i04it4NHuESji31zdzwPeEYnuHtojckquEe/uG6stzvDeIkXuIdUuGr3d8mvuIsviAJfuEtHuMyfhYPTtowPuM4nuML8eI63uM+XhYiPjA3/uNEPuPnHd5DXuRKvuIoTh8qvuRQbuQcft9RXuUlHuRBbuVaHuNNfuRb/uUsnuAEDuZkHuEEat9JXuZqPt9ivuZujuHGndtvPucFztoCTud4/t9YDm553uf5nZ+dnd1+Pujs3eTuTeiI/07ebZ7ojO7dNT7ijR7p1t3lTy7plm7bPH7pmj7ce57mm/7pw8zfng7qpJ6wWC7opZ7qoS3dxkzlqv7qCXvoTQ7rtB7ZXe7qtZ7r1wnorT7muv7r1nnnrA7sxM6dmV7syI6dwl7pyd7synnszh7tz4nlzC7t1h6ctz7q177tAGfnCs7t4D6cZ87cvh7u5o5wvP7buH7u7O5uQf7Y7R7vEifq8l7vCSfs627v+n5s9L7v/t5unf7vAl9u6Q4t5T7wCB9qp67tCd/wcebtB+/wEg9oQV6lE3/xrjbsTs7wGN/xJgbtHh/yfybr5SnyJv9n2X7yKh9njy7kK//yXZbgIP8G8zQ/YUFu3DWf8xEG8jrf8+RF7Rzv80IPVAUv50N/9JsF9Ei/9LGV8kz/9IfV8lkO9VSPVTJf9VjPVqce8Vnf9fZk6Pnu9WL/S4s+9mYfUfge9Ge/9lTk5S7P9nDPTVcf93QPTDcf9nWf9zpE6Wqv936/QId+6H8/+Gl061xP+IivQW5v9Inf+ClE7TPv+JLPQTw/+ZafQUp/+ZqvQbKO95v/+daz+NUO+qSPPbce+aWf+uRz6K+r+q6PPnz/+rJPPpU/+7Y/PEHe8re/+8Kj8R7K+8BfO/IpZLIkoagf/MhvOcwjQe9wCf1wDv3gDz+Q/NRPOs9vA/9gANhvA/3/8APS7w/VH/6W8/znwAgSxAj+AP7SL/7sLznnMA/94KMD0Q/P/w/Q3/74PzjRT//rEv3jABD/xvn7V9DgQYQJFS5k2NDhQ4gRJU6kWNHiRYwZNW7k2NHjR5AhRY4kWdLkSZQpVa5k2dLlS5gxZc6kWdPmTZw5K56b16/fDIOX+p37d26cTqRJlS5l2tTpU6hRpU6lWtXqVaxZtW7l6tTfOZ/vDPqc98/fj65p1a5l29btW7hx5c6lW9fuXbxK/fW0QWTsULP98g4mXNjwYcSJFS9m3NjxY8LnzvY1aOOH4B8EIW/m3NnzZ9ChRY8mXdr0xZ5hDTLyJ7hf2dOxZc+m/13b9m3cuXWLlpxOltiClwaaRZvw3I29Ngj6O9s883Ow0V2ny2zDevHd2bVv597d+3fw4Qn3bA38n+XlghP2s+GT/dcf7d3Pbz/O5zj58l+rF9/f/38AAxRwQAIDlCw+vwryabmjEvqhp3k0+MABFexxxx17MtQQQ3o07JDDGBzQIAfNCjTxRBRTVHFFFluUap7W+jHPMteISgjGfhJwoEN1OqSnR3qC7NEeH31Uh0N1YkiAPxebdPJJKKOUckoTwZqHEaAKYs21Eg/yxwYNsnHnQx8tzJBDIoV0Rx110gxSRBiZo3JOOuu0804885RrHrBsMK+fs/7JTCHmEohhTf8e10R0SCMbJRJRez5obTg9K7X0Ukwz1XTTjJiz709AzWoQoYEysOdIVBU9kkhWMSRSHQUUWBNVej7QAD5Oc9V1V1579ZXAr3zK8h9A0Ro0oa9MLXNZVhv90YUJJpCAzSNr1UA47H7Vdltuu/X2W8MGUi24UFtT6LUMUlVXVUUfVYACLfC5wIIg2rRWuS7B1Xdffvv199+ZvpqHMgX7SeefdJg0yL502V1XXXs2GIAGH/DxYd421bH1tXwB9vhjkEMWOeSefvhtNXMBQ7afhh92eEwVGsCgYnzwQaGAam1VTuGRe/b5Z6CDvpO58oJ6TVSFSmV2aVbVAcCEmms2YZn/MnU+Vmiss9Z6a67BO5Dgf2QBi1gbEQJL2WYvtDfNMaGlWV4ApGBUZzm7tvtuvPPWuzF/BmLEPKGI6jtplpkdk552j1QAhqjxwaABFRiNVIP2YNv7cswz13xzqiRjb8ZBx17Pn5YR7bDZIyV+m4YBFIihR0V1loxz2mu3/XbcSzJ43H+2JNZyL1lm154CCtig2Q0aYKBxCgogk1Wdj859euqrt5565nhHLzCFLks3SCILmODxyDF8unFpH1WX7o6vd/99+OP3eRyeTtYy5bIP6snUU4mfgOLHAYEe0IpXzS4QNwuty2rtk18DHfhACO6KOT+4xLC2N7jRZQBx6igA/wVo5oPH4YFxNdPC4zawQYexL4IrZGELXTgnHPnJaDUiFMssRI/kzcxiILxAAfHBOlmhcH2Uk94LjXhEJCZRPGDxDagY1L3CZYgeMcNA1AwStZutqVlbXKASvfhFMIaxNDiS0VjGpjKE7K9aGKJixa6ID2mN6WWoUqEY7XhHPOYRL18DnWuAZ5CzvSpI7ojZErRwxXmNaYvLckf0/qhHSEZSkpOEirh+gjIa3iiKijwSFQ3yuDG5DFWT2x4lTXlKVKbSJZL5lEHE9kQHsWyUiVLBNaoIREUyzUe2MgsDVflLYAZTmA7hE3sS9A+hlCVQK0ObjxRJxeaV4lVzjB0RH/85TGxmU5unLBbYfCI4nglEluz60Y9U4AKcfWiRi5SdL7f5TnjGE4l76cff/kIQo5yLdEtDU5sEyCZdQo9y/7imPA16UITGTzJfeocBFHTG9rUGETEA349SVST1vexUPfpAQj36UZBa7yz1nEEl7jedGmrAAa9aW6JEqarTOSABIaVpTW26t72Ux6HIHI651mOdBHjDXuRcJ9PY9AEb3FSpS2Wqz76Cn4YWhEYCyZ9B9gIjDzgASEXlqo9k2gFGNFWsYyXrtyxJhJ2yJj0OYY4GNJCAt3pArnOla13lqoGy5lWve81VsGT0DQUF6moLAVROrXNYxCY2saPia2Md+1j/KcEIP2gtGCwZ8iD3nOUHl/nBODr7Wc+G9jKQJW1pTYuioYQFsMg0WFHC6aWzpCMdMLoBjEhEtNoSzR+5Lehpfftb4OKGjDPY6VQpFVzkJle5KfJHwmSUJbUSZ7nTpW51w9OaLxFhtYA6Sqis+13whnc2za3nO0xKLMAkTLzrZW97N9OagUWVteQBVH3nkRnu9u0s921OfvHLX/w6xzn8rS92C1ysARdYXOR5DnYHQj/67Qe+DaZwfyc84AYrWL/55bB+xQXfA9NXxAd28IZBfGLuSic6Cw6xfXdnFBW/OLUJo/HuErZiHEcYxhBW8UCeQ2ADY3enGDEAfYPcYghJ/3g/PbESiT/sYhQbeMQbNrKSp6zkI5/4yVSGcmrB0pqEHbnKWkZxkkE8Ziy7GMgslrKaSdzlJJu5ww8Ws4Tp/OYyaxjB+d3ynUuM4AoHWsCCbnGbS+zjQQs4zV8udJ//bOglkzjDco6ylffDxBmnlsxzznJ9a3zjNJuZzWzWc5WZ7OX6wngoESbPh7eMZ0772dUmvnOcQ81nDx/axKuuM6R9neY8i1nQmE3YlQ39ZCPP+tZSHnaim01hAGM40bN2NKzJTOcHS6fXwIYzt6+cbGk/u79opnSKsU3rTgcbyahWdbsjHOVX77rTY15whd0Mb10rO9cdfvOI5UzvbQdZ3/+cLnSXd41meev71eD+8brVvWkukxvQit6voGl8lt9sN9Pu5XjHPY4XosnovDTC7sdNfnKUd8Uo8ZHvlj498QD7d798/nJmkC1zaDec2c4uMaFvrGNlj/jn+W7Njtv9YqAbXcY/x7GXdWxjVINa1Y9etbsx/eWbU/3gUCY1pE1d6h9TeMgKwUQFHGKAA/E87GqPdqDbPui3P0jccw933O3e4GznXekvx7TUZXz1qLObx++GedzDXXFnA9jwa8854ulu78TT3cnoLriIH0/xgW94xX0zOo+r7nmrJz3wNVZ75KWtbKWnPumD73Toexxjq38+x0T/r51Tv3R2y172q+//e6ZfXuOrD/72wMd90/1OfMDn2PXCt/SZq7575T9d1cf/u+4F/miFp1vP6Ga840s/bMXjl+9O7z31pYP85x9d21nndPcl7/jFfx/uNte6lS/v/tLb2fRzj7/c5d/4++u//xvA+yPARCsw8AtAAIS77ROXMKO2GAk5kXMoG2CEc7jAr7hADczAC0wHDfxAEAzBDhRBEsRADfTAEOTAc0DBFGzBEixBFXxByTjBDQTBGLxBEWTBFYxBPgFBFIxBGtxAHcxAHSzCD9RBGfTBF0RCGVTBsbMItKNBHHTBGvzAKRTBKzRBK7RBLtxCL6xCMNTCGWzCLlzBMexAFUyHNPRC/yZcQzF8wzOEwyyMQzqcwxe0wzKUQyU0wyVMwi/UwxH0QyYMwzo8wixUwzwERDRMRBjMQ0T8QxREwhscwiE0REb0QzbUw0icw+b6Qzr0RE6sxEHswRpkQQ70wDTkxEtMwkmERB7kwk0MwUHExEgMxFkkQSAkRFX0xDH8wTJExSN8w0cEQ1REwlvExV+kw0HcRV3MwWAkQ1BcRUwsxGisxma0RjEERmzEwkTMRUU0QVPsxkSURHHcRjycRhDcrLB4h2+YgXdwx5SLR3mcR6lwR3c0gHd4x3ycgd/QR390R338DYB8B4Hcx3z0R4JMSIAcSINUyIMMyIPsx3zsR4ZsyP+IfMiEbMiFvMh/tMiJRMiHpMiDdMd+lMiMzEciwMiS5MeRLMiPRMiNfMeSxMiT1EiRLEiW7Eid3EiX3MicjMmKNMl3fMKKMAAiGMicBEmHPMijPEmGbEqhZEqZtMioNEmoHMmHbEqafEiGjMqBlEiSBEmwrEms3EeXJMiKLMuQ3MmX5Ei3fMu0fAcimMm1XMucrMq2bMuKrMiUzMqa1MqLXEiR/Mee1Mi6hEimDEt7HMyYrMvGzEuT/Mq33MrGfMqwNMuprMmfdEuANEm61MyGtEq1fMu5DEl7LMvTZMvBfMnGjErQzMjf8EyDFMrPBMiUvEusxEuVnEqk3M3RJEv/q7xMsTRMpaTJtIzMs5SF3qRJulRM4tzJnoxNttTJsfTNl5SFdoDMutTN1jTOw0ROi1xOs2wH55xOpyRL9NzO6zxMv/RIhyxPoMxLstzLrcTIyzzO5zzPmgxO/czLvmTIpLTKs5xP5sTIvmTPApVL69xP+6zPjARQfxTK0vROmJxMkNTK+FRKxnRPrPyHGZgBP2HPz5RPiRxRjizRBbXQtkRR7UzQ9GRQEpVP2HRQ9aTRhwzR77xIHE3RErWB7NzKHWXRk3RNWeiLifTRFV3PD31JN9AIfIzIIJXRj9zRGS1S64xNJP1M10xIKp1JK/VNE2VR2kxR4EzSIz1QupTNwhotUwTVzYTc0vqE0xeVUiKd0TLFUdpEUgS10yHd09+g0iudzB5NSTlV0QUV04/8UpoEVPREVBpV0xYV0j510C8tSTzd0/Q00Td10a2UU92UTkCtUzIt0rk00k/t1N3sUlSdVCGF1BgNyUu10RNdz0bVUxdt1Yss1Dml1ASFVE3FVEmVVD6VUkw1VFn1UlqF1QNN1kNtUTMVVTbVVVRVVVY1UzJ91TYd1jidVVl9y1+1U111VD51VEXVUhF1y5u8hIAAACH5BAUDAAEALAAAAAABAAEAgAAAAAAAAAICTAEAIfkEBQMAAQAsAAAAAAEAAQCAAAAAAAAAAgJMAQAh+QQFBAABACwAAAAAAQABAIAAAAAAAAACAkwBACH5BAUDAP8ALJoC6ABDAC4Ahy40POPj5uvr7La2vjs+RyIiJNnZ2j58qB4uXCBHfMnJzBooSEhKUW5vfI+SnCo+TK6utDpaXHd5hDQ0PlhcaJiapPb29BITFH5/hzlpmZaWnEJ6nCxclGJibGxvdDh0p76+xBoeRKiorlJSZN7e5DpWXDZSVERqjMLCxPDy9M/P1JqepCZWjI6OlNLW1B4mNDZelEZ2pEJ2oK6ytEJCTCYqFKKirIaGjzY6TGpqdBIWJEp+rBoaLUZ+rRoXFCoqMCImJCImLUZ6rCYmLBYXLB4aHEaCrhoeLCYqJCYqLB4iJIKGjB4eLEKCtBoWHIqOlBoWLB4iFIB0hGJ0jG7kqEJyxLDwwHx0nMiQxGpijEiKuNr44GpQdHp0ZD5iwCxsnE5KgIqevHgkgIR+kOqgrHSGZKLQ1Gh+tIC6oLDQlAxKYIR+uBggGFqsjG50XFRscCooSPb8+BocCAoeDM64zMi4sNLo7CpmcKiq6I6AmJ64rB4edE6CcEhKaBQwdGRccNrQ9LSilNzo5DgsRGRiWDxykCTIgMioxLK4mCpEgLSgcG6s5EZmcDKCcISWoAgqdCxmwBYMdDgyKPTozI6WqPr++C4syCBKGMrgQEB06CoKLHhsKI6KoG7IKGiGjObwoBASMMpAgODo+MTItPro7DhKgCyCrIx0kHJiaISCoMiw8BAOIAoeKIp+ZDYedFJirPr86L7Q8HaeoE5AGISMmE4USIqGkBYgJB4YMP76+IZadNrozIqWhCwqIESApEhUXBJ0rNTWvDgePAoGHMiwmGJ+ZFZ+rPT40LbIxA4UIDgoEE5KPIqklHqGnC50LEh+xCI2HE4yYHhs5HhasKamxIqGgICsZKiKxL7YxObQmPTQ2AowLAoSSNrGzAYSKCJKZMqgLBoiJC4uNPr6/Pr69P7+9B4eHBYaHBoaHP7+/BYWFBYWJCYmHCouNIqKlB4eJBYaJCouLBoeJBYWHBISJB4iNIKCjCYmJBoaJC4uLBYaFBISHIqKjB4iLIKClAAAAAj/AP8JHEjw3498B38UXMiw4b8C8DSxKuCwYsV4PzBqtMhR4D0ADgRdg0axo8mECBGatMjEQ4B0ASSUXGkxo02MNB2+G2MhXbobTHLWTIlS6EImS8b5dBBEoVGGGm8+LdiPn8907oJOXYgy4daBTGhdzfq1YNSNZZXYGqukLEGiKd32czdWq9t/ZzO6ZULXp7t+dwXC7arSaNirtN7dwzdP3r2vNyPnRctRSV+s6yYsGdBAHJAg6HSgm2lysGnCHQ/71SEhBcwG+MTdUHEDAGmOknNPlspQ7VgdLXyOq5YsBwmYOfpBpHfu9sLT0AnrXTh3LBEHPi1gAJU03bgb68S5/zPAaQKQi7rT583HsLrfI5yE26NndbVLmB7eVZQe/TTDd2L5RAsP2HmHgQ6XuUOPPUp9B5hD6kUYFUN8WVfgOPMFiJUOGpIFYX/8dUVhh0cEZyA9l9FCz1p+PdiQhDBSWB9W18lH31gojqWfQ/n06OOPQAb5I4WXtVBPgekM+MRYJY7lIkP3FBDllFJWSeWVVv6noQsiuHCVASIYcJUCFSgwFj4VDXHPmveoyaaba8LZJpuPLYTPZVflqeee7qD5j5sFxUmnnIQOGmUBt71zw56MNuqOPP9QOcRMVhYwaZSXVplppu/gEwQT8+z4Dw94Nmpqn2/S+ViqqrLa6jsEQP8wTgC1jfbPnabm6pc8llYqqa+aAjslPhj05JMCI+Dzjjyl6qonqqq6Kaegc0ZLLbGuXSWAPUHMo6GzfPKK5bhAANHmpW1Waek9QBTwQxE0DKCnBTbgYCK4fKKJjg/oOHEOv07wOw/AmszhhDrqDLzvOU6EkMAHMphQwzwXMGCmngpcjO+zOvyTMMIghzyPOnOoc7A66ISMMBEPxxBBDQjv04GYGzvrTsce/zsPOvOcM/C//jqBzwIvoGM0zz6cswALQmxgQhQD+wCPBALUrKs78wxkNL/8Hr0vvzw83IMMGcDAAQcZCNGEEIwAwMbRFxTAibFWM+rOOgQZ/fa+b/v/8LY6LH/Qw+A97KDF4Gw/wIYTW/8zjzgiVFL3nhjirPW+Xm/tBBQIsPDBAU0YgXgED4TjQxFeC6QDAyBMrmcKEmSdd9dcb62P0Qefozc65rDBBis+MN61QOpcMLPrX+ZwwUJ6o7731kf73e/RAaOOTt8DqSMPBlUjjwID6jAU/dbPSw9913ynnv0PKyCfTgUFyL4Q+l77bb3XfZePzkKaECDv5AbogPzEZz/6nS9z0DMaQ86RA5pZDX4DXAgbilCECfauCObgHe8uaI4KYhCD5miI9iTwkpoNYAL7s8gEPcjCCa5Qgxi8XhEqMg94NOA4+AIBA85hEg++Ax0s7CDvbFyIug6ywSKhGYECJJercYhgAjtbSRF550EZUhCIGQxhR3ygjh9wooSUQwEFjhBB</text:p>
      <text:p text:style-name="Standard">k5jjjEV4hznekUY2qPGMWlzJPHQgjgbYAAUGUIEKOEMAeERxKh7kYAfNAamnoOMC+0jGPuixD0QqkCEBAQAh+QQFAwD/ACy6As4AIgFIAId3eYQvXZFBdaA3c6ympq1+f4k0NT6urrTr6+y+vsRKTFTj4+a2tr4fP2BnZ20xbadCfajZ2dpSUmAkSITJycw5Z5Rub3wdOWCPkpw9P0wYGkAXJkc7Xl9YXGhEboyCgoyYmqT29vQtMzyWlpxsb3QjLRQZGi3e3uQuPkTCwsQSEiTPz9Tw8vSanqRCanwuRlyOjpTS1tQ2UlwaHiQ2aqQiLjw6WmyusrRCQkxCYmxGgKwaGhQqKCA2OkxGeqAlLR8jIiwWGiEaHiweIiSGho9KgrQaFhwiJi4mKiweGhyChoweHixGeqyKjpTc6ORgYnCKnrxofrQaKhwqCiyKfmR4JIA4SoC2yMS+2MQ2HnRsUHSmpsQWEHRUfqi+0PAiKHSIWnROSoBOMmAmUoAKFAzIqMQkGChOFEi0oHCArGSw8MB0hmRurORu5KhSbGwcSjxidIwgShhIVFyOlqhAhowuKDCMdJB2YmiKhpAKFEg4MijIuLAiNoD06Mw4HjzK4ECElqAmJkhuyCjEyLRAdOhOSjwYSoA4LEQqJjAOGCBmYlgsHCgKSmAQGDBSgmzS6OyKloTIsPAuLMhqXHCOiqD6/vgKMiweIBQULnTIsJgkyICOgJgKIhwsZsASdKxohoyeuKwaHAh8dJx6dGQILnRAeMRifmT2/Pja6MwoHAwsRIAqZmzIkMT++vjKQICKpJQmICCEiqA4UER2nqBOQBh4WrBudFx4bCharIxAirQSGiB4bOQsgqiKhoCEjJDm0Jj0+ND00Nj66OzaxswiNhzU1rxSYqjKoCza+OA4KBAKBhyyuJj6/OjqoKw2gmyi0NQiHiCw0JSAuqDg6PgGFCjm8KBsYowudCyoisREYpAcUFyoquja0PQ+YsCEfrgeIiwiJiT6+vQqKiwaGhwWFhQaGiQiIiQiIhyKioweHiT+/vz6+vwSFiQuLjQSFhweIjQWFiQiJhwWFhwmJjT+/vQqKjQWGhQqLjQmJiwmJhyKipQeHhwuLiwmJiQqLiwAAAAI/wD/CRxIsKDBgwgTKlzIsKHDhxAjSpxIsaLFhuaCqIB35KLHjyBDihxJsqTJhPgMYFiAwYC5kzBjypxJs2bJdCQWqENAAojNn0CDCh0q8luBEOpaEVlCtKnTp1CDLvmwTp06DEfERd3KtavXiN/0WVWnj+nXs2jTbl3ia2xZtXDjyp2ZTqxVfd/m6t3Lt2JYt2b7Ch5MeOA3ImN9BS7MuDHcJXbJLulXTt4MfI4za4b6re3dIAaUMABQDxxldkY6bl7NGiZktyoAsFC3gES5e0RWELmHubXv3x5f320Ew2qID+wc6Kyd7ogR1KqBS5+ekK1bE8XVrfugQknVdUpu6/+LQIkYIuro0/8TTtYEBqvrCqiIrE9FTtoWoKnfD/yvVV/uwdeLCp6RxQ5VSRGRF38MrnbYddmFIB99BCa2WIMYFuZfe+9px12BvswHWIYkFmbdfwFqVwA7eMBG34UlxigXe5R80yFZQlDiVo5uLSjjj3GxFwMBEYw1ZAxjUQACBSMC6WRaJ44l5ZRUkuXjk1gOJc6WBbFX5ZdNZinmT+aUc8QS5YBjWGRggqnYmHDSZE4GB1SyABEipKPVhm1++ZZCdfjDTz3+xGmoREsclaQESxxRV59t4qUQoeLcE2gdh2baUKKzjYXAB0fAUyCkVP6JkKDi+ONPpZq2mhA4ODD/MGUIBBigI6lVSpoQoZcK6uqvBpkjAZNTUkAsrlOaelCq96RKKbDQ/iPODA4UiSykbybUKz/itBNttP0IAQAC1/aprEHN+kNpod9CC8sRlCBVrp9XGhQot+1022605hhAwLxVbldvQequavC+0Q6hQAIAT8kCAC8llO+gFCMMrTjfVNvwWCc4MIRCBqcqcsgWa9qPUeRunIACPknc7cv5xvxyHZayW3KW5ogAwsbqgNAsyCMHbfA9Q9t885PmKCArwBE40LLLMkctTq9UP3u0jOKko/G8ICDRW0Ihh52qqmOvmi7FWl0dIz5AAKDTtQxkELFCFNdTd92X1hzoupiq/x3jmRacgOzKHzMk9uFEl90r0X7L2M8Mw1bS5zq1mpP2QnfbrTnadauq6qWNYz2DCPq8TeU6KXTwTXSGCy003/7QPHLoP5YpggUEJBDBCiswYEEGQugJEc15Fx/78WaLg6/ytAOJzz7wuLORCpaBc/lD/PAjaPbZb8+9oO1wL349zattWj/9mHZ++unj0w8s76f/bvzlX43Pu7Dcf/8R+fcPDj7/64f72qem+kFLgP0oCPoQyED0ue8HA1xgAw0ILPSdr4D/sKAG28c+ILzPfeCYH/y+RsFMbRB9R0hgANm3wPPBj4UDVB8sStiqEO7vhf2T3/4+OL8Azs8cH0QfDf9NxsL/qc+BRQSgBOcnwRSaZogmNCISLGgaDwIRHEcwhwfRB8QImgMc5gDiB6GYqR1MwRKSgIANUEAOe+xAHm/cATmC0EYjwFEe5LjAAwTAASnswI3yoCMZD0WGIGhgDALwgQzOMQ5yOJIceHykJPP4AAhwoARTIIMRHjnIQ+0gCRegQSJtgAR5jAOOc9xADWoQhDeOYxwN2OMl7TEOexjBlp30pAYmMAAI+FIAFQhAAEQJAQ+ggJavtMcFBsDHHyDzlTvI5aGMYAJeQkAHvmSCDrZZTBHMYAfjeOMydWCDErQynK+U5qGCEIQNjKGSpegCBICJAim88pVGgOUASuGXghLsIJ/oVKehaGmEgibBCEG4ZzmSAM1wgnMHqRiHEXYAznsK1FAPbWhF73lPgI7jnBodx0UN1dB7ZvSk6DQpR0U60jipdKUwRedGH9pST4YUpRt9aTpr6tJ9jMOnQP2pUINK1J/y9FBFTepQl3rUTC1VqUptaqag+lShStVVM9iHVrWa1SRstatXBdZQvZrVnyYhrE4KCAAh+QQFBAD/ACyQAYwA7QV0AIfc4umDl6hPofxjSCygoaaMwvxuWjAxjvyYtchjZGcyMjFVbod7qrw6lfzm5uaafWhCQ0YqNF21mXvMxrYSFCK42fxFJiXNu6QnJ0tBPzp4eoF7alZvsvwjiPy/ystaNylGZXq9qoCuq6rLvK4uMjR0cHUbOlyrvMbDtZ5hWVlJMi+WrsQrWmwQXLQpR2GWcmNSYW26uLgeLz+Kp7sOVqwIZM5peaVviq5QMSTq8voTTpROTlSzxctiUzo1T2WnzvxjcHurlHqohG5hdJLS0tOey/w0Nj8ZGSRVVVdEVmwrNUiIbVhCXHAaQGzFwLpheJxiaXSwn4BphqaVk5geIiwcHySCfmhyiqKCg4wmLCslJiwSSowMe/wHatzAwcSGhIEaSIS3oH8qJSZoUDr5+/yeknz29vQ6Pkx+fohwZVjLxscGe/yGho92XkDOysvKystOJiwiJiSOjo6WsrwiIiQKbuQCcvwmIiQuKjDMzdQGcuzK0sxKS0wGdvyKjpTW0JR+aKx6tsDy4swwrKAaHAwuZkyqnlASdEBumuxo6rCGpuwqQKyKjKBkRAyCTGhChqBQQlQoCiwsLCCGViS8pmiYYGzW5MwubGwoGhxKFEj6/Oi0kiAoKAxKChwWQqxQstiggEzsklwQrMDk7KBwaiQgcuAaKhyAmMxoyDDy9tA2HBxOSkjezMSavPBKMljyxJSqgKTWxPDW+OBMVEh4snggyEC61JQ+gmDkktzIOthQxtj++vjkWFi6WGCeyJTyxNRoprQeShw+dCAg5MB0gCR4dlx0ZuB0HnSsWJyeZkQUEHR0TKR2RCSArpwKMCxCZlDI2EBwWAwKEkhQsoieSmBUUEi6gGh0HsjIHlhKFHSshNwiGkgaFMhGLMgGSqx0ECymZmwQMqwKBhwKiOCsWBwaQOSs8MCGjJAcKHQILnTOknzKzszOzswmJiQuLiz+/vwqLizOzsQCdvQmJhwuLjROTkz+/vQqKiyKiowqKjQCdvyKipQqLjTKzsROTkQAAAAI/wDjtPtHR2C7dloQKjyYUGHChwshNpR40OFCixMvNqxIkeFFjyA3YtT40WNGiCZTosw4ciPFjiNbckwZkiTIiBZvvqz40aVNmCJz4kRJU6XQmDFZAu2ZcydRpDChzpx5kifRpVSNTr05VOtSkU6z+gwa1SbNnVrTjiV5NWtNoT7TJhV7NKxZnU27xqU7ty1YvVa7uvULt2jVs1uN7s3bkfBirmiZ0o2Ms6hMx24D/32KVebdw3vbJv6reWtjpocLm10b2nTeypnXuh48FbTqy3jjVt2t2LVunrMxk/UNmW9vyYAzS+XM93fUzq+fVlY6OXh1tsaJL/x351/Cf+Dbdf8HT768+fPo06tfz769+/fw48ufT7++/fv48+vfz7+///8ABijggAQWaOCBCCao4IIMNujggxBGKOGEFFZo4YX6DVTFQBh26OGHIIYo4ogklmjiiSimqOKKLLbo4oswxqhiHHTQ0Q4mcXh3jzs8wkMPHu4ACaQ78ABJT49HBulOkksC6SOPQvK4pJJD+hglHk8KWaSUVyoJJZVbRtnklvDweKSPRZYJ5D1Hrinlk+7kE2SZRGopJT9D/kgmkXyu2SaSX2IpqJdTsskjnu6w6eSX/CQqpZKNDkpkkmQOCqSckpb5I5Vczvnljn+aSSegb0Kq5I5qfjmlmVg+OmShSm7/uSqib7ap6ZdJbloqPbK6g6iYvppZ55JlynrkjsKGWSunUKaqpJyPOmrmjq82OaeWrf7ZKKyaAmuplGcaKW2PwPJabbCfborspnTSg+y6t/Z5qpdbmrustcIGm+eVyvLpK7Zgnusmn0liaWuro9LKqqex6mpqlpX2OKWTvDraKqffZmuqoPU6u62pSuaaaK6vUkssuAAvaTKTzvKIaaFngpssvVEiu+q5m357sqGc2szvn2cCjTHGskZK76p/RulsxUiTmmWsq8os5bqcNlrsvlv6zGej1PYK7bGkcjzstKfq2u/ZSkPtcqyvJj11yDwiy7Wt6H5rb57IWqqss2HS/2nlo2C7CayXuh5r77ADS6r14Z9KXe6iBnvqZ5ftTtrlkPyenOS29u748bUj2zxqqPq+nbO8C+dLN7HVjq71xR0TiuaQv7oqq81GXz30v4dejK6evkdZ8KNqGjv2k3AiLPyiutLqbadxJ3u5xTPfSvGrAsddcJqYV27zPeCLweE/4MOTT/n3wJN++uerbz749+TjPvjyr99+/eqfv7777a/Pz/4AVN//zCdA9rGPf/N7XwL1Fz/0JYqA/jMg/ebnLvxJ8IHoy18D7/G/AdoPfgOsn7v4V7767SiA8SsgAe+XQQn2L0318+D89Dc/frxPhv2T4QYN2D/9WVCFeADg//8maD/1GTB/EPQgEd/XQPW5C3wefOH5GFhAFDKRiUqUEwdLqMEtkrCFChRiEVMovxx+MIEAfOIMSxgnMaLQhEr83/lCaMQX7jCFXkwfltDXxAiCL4gTtGAI8/hAGtqRfi3c3w8beD4MLpCEMdwiIPPoPixNEYBbBGAkEbi+PsYJgiasIpvWp0YrShCN6sOgH/E4xCyuEYHyM+IV9xdGCDaxjHicYR3xCL8wbhKXUOShImsIwj1GUo7ElOUpOwnBZC7zi4h0pgmD2csNmi+ICwShNe+nzChik5IctCQP95jKAx4RmITsISdH2MIhOhOJesylOWmoSHMG83/kXB825Wf/SWVWEZUB/KYFK6hJLpoTHhr8Zx/TJE86RjCMEcQfOnGoySIFUItovOM7D6pP+E0TgYAUJDkv6c5ldhCFHtQhIldZxUvqsZmZZKcXqbhFDCJzpgnlYaJ0iEP1BZGBFmwjTGdKRHcNUZGT1KQjO+lHFR4xlywMJkxT6tF7ANKpxJyjPT24VEMSkGtZGJ8k8oEl7p00dCMM1gFjack6VdKGZSrjJzm2xzjtlK5OXJ8j8YdXjAoKTwjlVVw/yU/uMbRiO8LoS/EAWMKaFWFuPaFRWwXYE34ynO5zV+j+567OnhCwHOOgWxkrtiIBtrB4Je1g6+fIti4WhkTy0QnLNMoy/4HWtByTK2tt+Fovmu+BqYWHDUM7uxrmFaE1TV+w/GpWzBrWUXJyqmbZhNDc7tSuZUylnLIrtuQCF7YCbOt2bTrK2OZzpy8dL1t/m1jZEimxD7QhdB/IK3OVk50dRNgoNRtdGw4Xtu111Cg9aN/0ItSt2WVuW4vlxb9atrB6/axw9+jZAbZKi+wULnwN28/90padjmquowgcwckCuE6c3e8Wb+u5uxpWfsAF7HEFJdroFlbB2q2uYUWcJj7p0YZa/KRdXzvhBM7YtC9d6v8EjN4RGgyzm+1nP1mLUeweFk15XTJmqXvbFA82fbDtLzkhOF8Ij5C9ec1wbd+LZK4G2f+ysoVhjjlcQweLeMCo6qd2XaxcEepVi/8dqZXR7D8rU1jFnq0wAUPnPui678WOLqti05RlMDs4dEMeMmcNC1/LhvCyeWVzcytJQIMF9s4pXjI/Byhf+LJYuDEmZ11fTOnQGlrLIJYrQtn7yelabVIAnCtDcVvORo33oId+bm0lzT9h43XXapVzezEL4X+h0VwyLq5qt2hUz9W1vOyLb59T2VgWX3bIlCYSkL/b4QfmuK+lpvR03X2+8WXh0BbG6ihfS1z/yTrCaMxveGF5WG4/GNQ3dmqi/jg/8hawkEmsrQUB/sMpVnrYfybz/kZK6otivJwrFmMC86nvhnM33nj/fngfT6tdkW+cgvC7bL63XVli5lPNnrUpvNHH8gZ3fIUDJ279bg7w3pZzry81OMoVu1dO4zPeqEVlu5N7QEFbtZla5HmHp1tANRcwiOf1eXaNvuXTevez5hzh+Xyd3Hz/OOQLx7iAsR7q2T60t1LFMx2nzk6uKxK9bh/5OstHcgPzFeYDJ3ziP81acOa6gHOUNRBJ3XhSqhirexR4aE867MITMul0Vnp6Fw4+ECf346C3ug4ln9uGnz7zHea0nL9t5bXakqHnpmTUX972jGM29nU9PLV/Dm5Sw/7jmTclGgU8c87bebYQBrTeac/N5HPy51QmuGV7+3TGJrfbGL9q/+O1XM7y01iHxudowXVYSPR2nvimf7rPqU5D1TY+8Tm2e9Ah6HXhTzfDHNdR9Xd09wd6h7dt82NVBkV87hd7EHZbEMZMlndcZfdTkneAqQZ9xjd5azVk9zA+YiB4/MZQPQdELFZZLKda/YZB84ZsBSRDrnVfaNcoArdqeHV2c4dXFRZcrTJ/aVZ1sxdmjIZodmdlbzZf8LVdb8WDSMZp+BVhbBdZ+bdaAuZZTuds0lZ+P0ZcoWWFfzdpNXVsG3iBdEZyu/dbfFWDSwh0qnVZ+HVeA7d7nwaEtVV1EOho7fVmXvZyglZzdpdirUVsZfVWYTiGJih52wd0QTZp+XSC0/+Ge9tXc0p4cjd4UqdVZhREawf3cmP3hDkXYaCmgnXnhpZXe0y2hfBXiGSXe17Yd4lYgSQoZfsXbIuIXnN3gEGoW5k2icSHcsclUb5ieeQXQ/Ami99Xh2pnfCkIdewGUlwVcjBYhm1mYMHVYCiYfEOoZpvFh764eRynhP7WbODIYaBVjlOWfzOnct1mUxjUjLbXb/8nWRLHfCN4jpEkbuXXeKQIV62Hdt32j3xYjuaEaZskj+sYbit2fMM3dRBYbKIlW88IkHFYaV5Ydz+4jVTldPDGJ8dUiFzodBt3W0V2gxWmgZVIcsfHWLUXi80GZjkmh7ynZaAGbpr3aOoTVuT/cW+5SHBMB24Zdn9MJ1HKuGVsOGxHKH0uBownlHRL9XDSZ4nWZ0fJdI+ztYJgCHhWVHhQl49Ap37yeH0J9nFU5mhCuXXL1oR394uE9kit93yq9oIBiZLEJkSbF45Jh36V2GmyR32Cp5XBx24Cd5ebSGiuqGTDVIdYyYIpV3yLVZPhxosAZGt213+yJ5jxJnRr+Huup5iWGHJ7NoJ3d1tk+GdN2Y8/eHTcGEE9N4S+KHxGSXmKiHg9yWsYaGAx+Y3opn+zqVgpBn44dY6mmXpi2Zel9mpd+JXIaYt1uEIQp5A6VJgF+X5EWYpQiIMpV3EbqIF59GpbRo9HBnyaKJ2J/9eCj9WL/ZaRn8doN7h4GZd1aAhToXea2/l3QGh93OiNtGaa38Z3p1eEwohCuwhS4dme7iierMd+7UVjihd70NeO/rmBkfSThliXfohm7VONJDh84dhvvohTwaaZ5lRz+AmgeOaOeHKWHEeSaDdqIKpdT/aB5BGC3yaNo5lSxYh/O6eF5ImKnglhrveEkiiIYnmK+4dWKoZpeRhxJahiMkmENTmiolmGJciEtnZsCCeNoBei9SiJt4hducmVRseE6SRzpDlpUeecdMVyxPhIdFiU55mmXhl4zkmfGJeMorie4EiPAChtGWiey5eEjhWWh/aJXZeHSBiNpgmG3RaYp//IZEJ5UbvYlIh5ncQWVOP4dr2ZRzvqWC1ai34GiJN6im9IkQHVlcpphYrld4R4gsbInUg4d68omvk2UD65nGbIp4fJqYTlfp2mmO1Xjwz4Zmr3q/LZp4ancUP2iRJ6hIzJa8N0hrXJSYw2iV8KjaWKihEKbq/qmeCEhs1ojAVGjhyljbWolzSJkF66SMOpf0kIl1nojwbnZanVU+uJkIlGcSJ4jexJa4tkbD9aosdKrVQJq/HIUxuaneF5eH7moBVpcFxnpRgGsC0JqzJ3oPoZcVqIeRjHeaqIa6WKP+4jBlpAHmw0dvAJsEi6QMR6qbJKlNyFoESqXmT2Zs6aTH//lXygSkIARXfACpqwuUi3iHUOikqPyq8bhVW46HLDWq4QR0k0N50tCZDolnAep4ek+YiPCasat5ZBlYg3C5Lkma1P+JmfqJiEZqS/mHuSunfvd3K2GZ92FrcCiZehV6EJ+Zr2OWq4KGuVFbOxOXaRKoZpeZLIqn9wCqGViYcndZBaG5zimYbWapFFl650RrWLJ2gyq5tDq6jcCpVFOUwpua6ECLfkKJnKKYNU9ZNmq5p45ps2iqMwx7ChOoNWlIYUqpoUWq+gaqeVC7sHO698e5+PJEjbF48Na7AOt5gei272B5YTeXYnS7nqRZYr2avHeJBamLxnxZivq5WPSZuO/4WILImNBjmpvvmzpPtaCXalB1euHaeGmtmWeAuf9dqh6DeDtyui2EdMQxigZ5qFVPqZM6uehuUuOAkeVweKnuqgnKeLGDWb5sqBpGuPzJmaDoWVn8ixsqeLgGql5QWGHcqceVq+21uF4WiDQvqmNCqlF1uNQYq7vQuKlueF5LedrJfC6jifaNuBx7aHUUrB6getl4l8AwqXj/d2JtdxWGmOG5y2k6m+KkuHsyqtgJqVMLejkouJI/hD4CmoKxyAKguxZFrDgbqVAyl9qLeo28fA0NhhHjus6Dq7Q5ipxrqz/ul3qyt4Z2iMc+moRPpg6QtLgStsY1eC6rq+36uPqf+KjCG5ntSHhDr6vfFKl4roxx7cfyastTTrc5g5nd37c+epfLLIoN7avhAXnTNsyvX5fnUpjhO6lyD5wwgacFnKosOox202ynWbtebKxAhon13qZ1x7ytf2efeKmsXMXs8ou1jpTPyVxWbai1aLtsA4zQssV3+4xgipr8EFuSrXzJppsg9FdLzqUARUXQf8D5JwrBzFWU9EPW5ycIB0JPmQBQ/spU8stJxct3J5o2YoqsKbls8axpmGihx6jjLcmVl8mNeHgAwdlurXjxxbw/xV0AEHbz56taXMvDz7p8v8wCantZMLwjh4lI1bmfy3nI1Xtv+ZjQCbjMwKn/8rmCj/+Lv6GqYx7Ixxu7F3m6L0O1WHW5d/bMeAOL0oJbyrBpo/LKDxi8zri81EmpeX61RqmtJLJbv3WpKuu5D7530ZKm2kyJNi7X0ZmXAYqq4</text:p>
      <text:p text:style-name="Standard">+G8AqipocS67yicude8Is+YpG6qDkhX6FLNVtnKGOaNVVGZ+px7bAG4Q23YiOp83HzLqxe1AgHcd7+tCwSZ9NN5YOHKCXN5aOPanZW7ToSrz4h9ZwHKiBSJTHacKmd75yjcIKya+c6qz4fKWN2M9B+LTvmqwDbdiu94Kt57aBN58yKMBQHcGDnXyqa72BCw8iS7Ilva3pM1z6+7U9KFNr2YGd/av323EledHEaXuSjKjl/znYYqTBSdu7/+vGuiymZCuPjSqsks3etnjIP+h1INqQtfyorzq9UWeyOara8Pvd7hrXfUrZIp1z2JnUXy2XMxW0we13JJaOPuu0U7iYxBnK7lfeApqSfRvBvVd3nZnVR2pKvlzE4juBoVmlYj3TrwnRk/eRad3EDrakO3vDLP7CykmKuefa6k3XOW56JZem9buc82nOnDjEB1rflKvNSPrYQZrUPcWLat3EHzzUZ1irdw3GmXuQYxvXiinfr+zG3LqG8/q7Xd3Q4yuNC8zDjtqLuaqUofjfpLqH8yaGFv6X5cvjcjiiuOrm4AndCHu3linjbr7KfIvhdArhN8zF/P8srlEa0CymrPJIYghrsmgs0A87tdonQ0WSBSOLwLRL1VtkBDsAA9WwA/WwAzuABKVu6qS+6vWABKeOBEgAARwkjgV9ywhZunM54cY5jS3Idd38Tmj92mu8iLodxZJas9rZU0D4qHSk4rbrvGe8Z8fmdT4ugrR5kb0q6QBFYopb3WJk19Fp0puYg0XswMW8qdTprQurgTFdlruO4M3kwo3Jb474yVssdXxaeK5LuIY91CAO3XabkYT7e+lYv3P+1YzcqNYr8J+t5g+bvUR4r28Z0bDbqln6liCt7S8b17Mnq6T8js+91OAdtP+pZapWrXKm4vtM2pyWyQ/ar91KdnD/uejEl7qGi9KIWPBYWqHV/vFNaskzScuseesRZNts69uMbewDPW3patmWPm1xnpubS8yF3tGcDXM1TIHd2OWQVof364c0r8tA7tpGbbPWjtN4mqFaTLdamrwoDbUuF5GJPIp62fO4ulfbWmbBeA85gsCPbL3wwAcJUA+pjuqp3uqljuqnXur1wAeJDwEKEK7jTORIC5ZHPlVYe9eKveaRWue6F5tnHMzk5eGFWtTb6mtPzoR7a+ao15dCLu0UOPH/rfN2H4AWranF95Q7vvkNLMK6ftCVubiiN91XCpNPKnU4ZIRazL+PeKvUDclvu9KXjcztSna9LaR7rYKvBtra/0rscEf0r3mYhKp83l/8XVnBll2Yrev154raANWO13y2rim/M/7kwDri1+f5jfv6aN3kzgoQ9O7Bu+eu4MB8BuHlI0iQHx54EBlCpBjRYsV7/AZCHFiQYceFIT9qJCnRoLuEKU96RNny48WHFxtm3BhRo82KGBe6bDjRok+fHEPSnNlQKJ6YCIvSNChQoEGSNKPObHrPqdWDQ10qVJlQaceTXglWDbvyKVaBDjPmtHjwJsiON4WubYuyZ9GJJUNyjJkz6VWyWANfTesWLVivCrHufPn1LtyzhLOqhDv2o2KtXdW+nQnY487Fh/febAwaquG3LVmmJHiWq2qeDLsq3v9KGbZso2OzSiUamnNctnn5xuXdEF7ELO3+LZdUvLfGe/kgpOCDRAMB7AREYN+evTt3Al8S1EsBgWDGraHtfq0a+SBmkGx1IjWZGCsepPAUWKUXdunbqcBi6b33EmtMo8IYg48qsXabibShInRsQrwcwoizlzJ8bTbWgpJprroaDKwsBzOUUK2zABQsNBQ7OivCy+yDjUDMKMJwqatEUnA3xXLU7CDXegvyruA+LGq43Oj7Kbeg+pLJuZg8rKg0uiTaS6vFpLzSSpBkpFAp+ZwkTkUjfdpIrg/FJBInNoc7bcQCV1JrzqPmrMnFEmk7TDKBEHyusjqBWvJOGF+rrDf/Jv+rScsiK5NNNSPDlM9IIXkrzD3Fklpqs5qsnBKmSec7USkqEy2VLaK4fBDPI9u6ktBO07RxUaOcRFXFlXJdbdQWT+tpwRX7fE5VE01ETE5HTePQvxUfI8s2AXUDrcJDYXxsVGHhE3azOju19Vsk4dILODYFVVJVGldbj9O20CQ3VhuHizLXAwG9q0E7n3wQRHGJM4vUHem1MNJNPxNwxrLEEkO55cSw1Uh6jJhlhwScMMOedzImA+ONM7an43eW+2cXdjSoDoKBjnN0vdsU5bZNCQHk91p3XNUIj7TiJXhWFaMiU+dY4+srykR1DnXnh8/VN1jBDNSzYGn7HS1c/5uIws1EpUPVtEpXX1KaVq4/BRhg3JRkasX2ICNwzbzia7VejariFNKRShyYr0ZbNYk4qCe12+2vk8ytN66wVCvhwh8Fstl6f/UyRXvPNGyo3x7+c026/gxQL7+TslxTD+kqNXKkj3JXz2y9gnzD23hievWvNodXzcsnJLPufZcUlW/FLatN19Rin7lag0GNdOi9Ecd9xbjVXbzM1nZLfb3K4VoP8lVlftJn547XKey7iU6V0p0JLvb3yaCOsVesfuNUWPjxDFIyElt3vt1ZCc7cc6n5nh3V7bkNVoK72omOFjQxrYtC39OR0djENfAxMHDnShq7AEi2pVGuaa6ryv+NcBMX5GhBZPeQ2kvoAQ8IIAEGIsiByFz4QhiGLGNeSEA1zEPC2QjoZzDTCdb0JyuZ5KNLJKTWY6pXPxoZyE7U25X/OoiaLm3KWO6jUGnmQsVCPWpZTfLb3aqmK3oBi4qpwRdTVIcorzRvQZcZEBJXwhkkfbAzLNKioZqXljMqC3h4eiO8vNhDV40PaHD03qDmJBzjIQqCA2OaGj9jNvd56URSshyntHerKx4NkBF8kp7gNCM7aQ9W46LbtBbHp9AkyFi1IpSgRumv3vlvcPnanybbpUjPYOowYRxQjliFmOgFCSroyh7XtORHo6EpXNWjpY4ANyj+FfOQrxrNACX/BZNR2pJfwoxTabwJKX85kUDMjGO+NNTGainud0oc0BL3tDYe/dKZFVrlKnnDRPiI0lXaDGIzwVZJvAUQjE0c1da2tqUKeo18/duaKo34PXdJcY59ZBDC7AVAKikwPbx0B3QY9o8s2JKEENhBMdTwj4ylVKUrTSlKZQiALyDhDDUjIrkYVdBjwTOUBgvQr6yCBxYwgAhhMEBByucXoRTLmcrc5y3NN7gKIvWoPAQitOjXTgelc1V0CmTPeHNJHlYSfBdtqlQmJUe0NrCfWlPVBcsaUTNpMCpyu+ef1nUgUV1oWP2UpSAXGkqpggl0Syyg9dQllqulrXDE88y/iuk5/wb2769R/EyH5DomkeJPXwoNFNSEhsw03UlMT/lILuMZsB+ZtjD5ZOhZt2o1Rd2IrB6KKwYPlkNk6WaHxamXr26atamG60Xd1JUuo/cm+aGxYNdjUV+V6dWeZnasnzPrU/mZ1Huhb7ESLZ59ttUvP4U3lQS6av2chk6FzKeCor1issL5r6uo0Zu6u9ctuSc4By4ycCUM4JGiOkuRck6zwEUKZrFJT+OhNYysEU0UP3iT83y0puSERwZ2oIE8tBSGG4ahA6bAhwyQICPHfWVF0Qa3d9JtoL5sSFDdEIKiRoQJCFBDEAaQBe4Gl6+sFNwC6XsoMkl2bFu1Yn3Ba9M2If+vfJzVMXbnyzez0Wlo4vJUV/3Kz34BK0J63dKVQqcmWzKZI6RF3eIww2DSDNRZtmHztRDySeKBk8TMKm6WCiZW9gGGwfWNkUWjFsxdEjS5nokoll/7FjwCyz1oomQyRQvbCRnqWmW0VoENar0nW0ZBTjvvf65LVQJDKJNJ+m+pEtshJDrSuJJ0L3eZyU7Q9LSwWfQpY6jiPDKzkYwjajNo/TLkkUC0lfh1WbQUCaEzddHBymvZ8+qqXWPTRqlHDvLtdKTQxq0Psa3zbvrkGC02zqh5psmKJoPsrK8k6M24bdAdG+zPnCHbWjp9s+2eCSIu9vdgvlFkVx3IlhMK8aP/zZGqp85QDw0QQcMcZvg/HCCHeoTYIhYEYuzMCEr3Fua+g4ZHUN8A44FgQAM8eAMK2nAcqjpmdPh9LphCy8gmh/XTYpsf2rCqQDfPm69YTNbM9WbIYwbyh5TNeX6VLMHNalaApvKs3BqHJ9kK2I+wDbpzkRnNAjow2F3LzLUnuqxDeYaWwWvs5MZEqygfmdTDc7cpc/xvfQU0ygrN3DyjWCdtjivlVx1uj055NtOOW8hg5de5+13FLgdtSSvvM7Tgkykoz7NuGq8ugUGd8rafeMXOputq23d4MiqLyC7jEhZ/6++17tjXRCu46iV0VV6x54OgHJ144+du+KbLfhat//NUCdVeI/upzvGzi1Kr/NUvdRnuoUtksV0fQTWd/lOIlPvLr3znq1cq94mmNPEskhyRaQHn0cJDBhCu8Iw1vOEPrwcERAwPYaa13rpSFCqlPfxDuSOo6wA5PfixgBVwAhvLgixYJXPTGR9yOexSwESBNJ0jumO7HOb7to3TFLg7GjFLMqMDMqKDJAZsLwusGgM6urCqou1KFfFJvKYqsAO7JiXZugNSrLUprUizuUv6L5Ujtk06nDwpEN3oPe8bqzw7sUkSCcTxweJJsb/LovTYsvDRuhyjQbebv8XAOyDqLK1iD3lKvhxkQapJH8piHTazH646wCscOmiyQhcswv86qqNe2rchQa8ctLqcO5uuy8FZ0zZNq6wfPCw6CyfXOCP3KB2h60Ar47rZsTgJuau+KZ+V8UN2oiiacA+xOy0wtDvuqbazq0AIrDUGo8R0sSTD4kE/m4w6S5vh4jm327P/2TFliyRyO7QuyS0plKVbUcBKWh666qml4yQKOg480AIJ+7v4gQcjsI54WDj16zCIgwB3OCF2MbNx+qr8ujNiGcFP8TiQgwcCPA4SwDF+IDc8mrRrASCku6AQXEN1jLlZJC/d27aVU65YyTRTKyQonLqfM50PFEHEuzv9WS9ic7m4ciVDmsM+fC2vczAV/LX62kFFPKBG7BwImqsC+iD/VKrEqEjFI8s9ZKkeRsug7hFCtXG67Sqy1rsQ0+GyLDnBTamyZHKt6is4gFK+efm701A3hNwrK1ke0ysiRPkUUalHkxw61sqdtGJFn/E5y0sewJPGUzwb5HKkjVuVmwRD2TEnBCOX5VM+YvOhMCPEpzNCyoi9rlMnfKES25tEtYQTbjIvN3JHGZQMU4I8BHO8wxA+PPQy++rEDyRB/YImIBMbtTrJl2GrNcmrA7s+e1uyOXsn7oM8WQukYTQgo3AH80u4XUi/Zdww9oOAE9I8pQq3g8CPcOSH/oCHmkGJEcMDDHAHd1AAIboHSXEH/DgOhiCBjmOAjysqEooOIloI/wKUBH7IBxzrD9f0PbbxosYJSp8kR7TkHYQcJM2BEjVMGicRs6iiHbtrSadKRCdUPMfwOfcSvDKstLJ6oNS7wMWzR+QEm8ygP+kDTCekoNLzH41EloHSMvC6RVCUk28TyyP8Q8eZkUoc0D2ju1IzsknzO7ygqwEzHi9EyEwzDLo0SIFExKysNUgMUHzJO/V0rbpDuzMUzOWJHj/pTzjkEbuMQn+aJlIpST4rlBetNyNMoiZsN5tzy0ArO43cqh1kwQwUMsMJS8PEN2aLxN1AtNexxKfJS+S7yumE0jrkvh0pL7UzNrzkpuZRtSXFnixcrHE0zHvDUFPzT3LkIzSC0f9b1MHuRLdo9LTcgcgTwgPwWw7ZpJRxVIELYwdl3EyR6UwSgIh8wUAdCUfMoKnetBBJKMAsIKLB+gqGQE2C0Mai4geS6CiBIKFudNQRS9RTATPUaxTWg9CY87lv+5f8bJBxrKefsyfPItXWw06AKRIWrJLrbKblvLxjEjDsqjK6myUuxBLfetX/zB8QTUo32yHXMkBH7DIt8ro2XKfcwtIjq7nhGrvxQaTBs1V+GQwaDUx2TMeGWkmFdJv4DBMR/dDzLFI8PTxsHZh6DFb5W0gRxLfY+y+MKEoDU7Dn5Bx8vTy/0aW2HC8GbRbkwxE0jdG+yrm0gkg/0hKvBJf0hB7/CwU0stTDXkvWz7u9HdW9d9TRp+Q79TA29dm03MNL59TLnWzO+QO7qvS7NWrVcjwq/vnXXn0gPKOkxSRMq1JC3yGeiBoIMRAhO1U7GzmDWUi4PvVTh2vGmoG/JqKigaLTkNAIhghHqD0OflAIlSEiL3mLe2hU/WMA/osxjhiI5jDUgTDNjVhbqEVFf2QyQ+wWht0pl3FVr+ynusnEd4m5DJTJ/Kk9KgO6yUrHiBzRNjWW7WIg5rPCZEOodSwbmkVXvazBITG0anFYTXwRNupD+gvCwpwXQYQnXjRZ5+kjbVnSaQW0asM77YxAN/28OcodX4SrurVPHQLdbJVPxtOg/yPl0PRCXKVsld1VV3vdT66cIEqBtpitndEjOlbFoPVZtz0MGOKa3hO1UU7jtqe0tsCFOa3E0FZLUuHRsdvSLtGkyo5t0iZN2YrUudDUoBzbWLW8yKyiJcgzrc/1pI71pZ48S0a0PBjcucXctzP1qRM8s786PQcEPaCVnCfcHogIuHuQMId1h4PDTM1k2j9txv4gKwRMSHfwAQbIAxhjghnwAnaAsdpUAhiYAQ9wgzdQgzBIAwVwsnxA4Rie4ShIARL2gG28BxCYgzeQgAGAh3DMiCQIAC/wACIgghGQgBTwWji1wgHOn3S1WVglxMgiRY8lkegp2fCN3qJjx4DUm/8QxEXBHLLwnCraOmNz2TJC+hLZikXodNfGPZ5yrWOvOTpVXEqum5Lig1ZpxS3dfR93ZDGr+0hhe6wL8lYGxavgulU1BLT2JR0z7KIIzZrPqWR2VUnnc97/RLEixEXFW8C75WIGecBClDdquy581eIwoyvkUreppND7/c9+m6+GJZ+gA5rDFF5eFboStZpB/tJTKyXKSsu01N8vbqPzAqPt5bSo0c8GzaH4Mlj3pa9RXgrutQ+LlUZyZFw21ZrrC6xhnsAI5i8PvUJKLkSucps6BSlUFh130FMNSMYN5uCm3YEQQw9WXMR06ZP9C4EpOIE3YIfdZAgXuIImzoN1eIP/dViHCXiADBDOtVACKfAANZDhN/gHdriAAJiBPdhGPAABBCjiI34IjfaAPHiDGXaDPLiADUhkB2mrQ/SWuntOI2o1MlZjvYXWmEnJyxtTfnqyqyTRBCNe9JRk433A3/AVsWGq36MvlwxXX2xW91RcGdlephlnDcQpO7nWffvcV51VP5ZIqWU3As3dKs1Ri/uunonJ52XlyhpWuPEUJXMleaPHMG4urKxqwXXlBt3Q043mOHFK1WUcQ9pk3+trmSVUQLY8WSpmXC2in2663mk8aS6+xNkoPzxs3jNYQpoZVMYoBQ3DuWVPjvhdg1ndxWZfkoVeoSbj913YxqjK7LXf/7PO3/WdRuSKS9ndZVsDprw9x+dzUbIzyMYg6y3FR6MW38uWR2Dd4iYBRmEUmeYQQkFFWqXdZw4GVEH1liKZtYEIqjyIAfV+ABVIgmLoAXhwAQ1w6REIggSAAibOg4pWATGAPxfY6DeYABHYgBQYghXwgAmI4SBGaZXuKAx4ghPwgPpOABi4jhio6cj8xO7y1uD5WeHGP15Doh5t43YusT8hLVl8U6/uXqjE0R/U8F1zthY9J+69S7MLkjSjwQ7/1qjb2e60tnvS8N3bW75kQqx6rQD96vr9vEx8yaIutsq5pnh1s2wBbOkF48wy0mg+o9zTrY+1RHdqTDJ7w2a7lP/fLsbr5agNQiwxPuA8TG1mssPFee55wxVoTph4Nid9PbfcXnFi/PMQv/MN1QwrrksAa2U8zkm+HUKKjA1xS7fEZra7ZidXhkV33V3qMzy9aBvWI8Hhbed/07vh4U76rJrX3am5OhteLO1mBUqKHYpsfj3D5nA+QmzKe/RhfadojBs/d+aaO65uBsPxruDwWyPqwYMzqAYN4FPwZtqH82fczNoI3LwTooegYgcioGkF4MYs4AcMGIIT2IMeVgAx6CiUJoIQaAMxwIN8WIAIR4ENwAP+UIInILl+MGmUdgMj3loXYAAPoGk8oE0CZNsfAhGVZCqC5OnbthbbBtizHtT/5F0aWU66TdRJiJ++Qz/eUj3g/Hvjyst4eoVl5MZceFZc4gptOeOsh6HA2iFrzyVfu+034z0owlFC1XJrJYTPFP/JHgvs1C7u05CdTqfVy8JsJN9CF20qXY5MH1vHT994Tmcv8+XjM9bkja9Vj3RgKKftYA07LQRtZvmu8nJZP3/K8iSdfQS2d7Wbp3fy1jY73As0L9cTnlNF/zE8Rc8yYHLMd4pz8hxdXUJdqOxYWVRSHiwit6Jc73s6B7VQ7NE1t/I1n2R6VIfgrPaQ1kCOYRxzz80APvjukOHn5RDvchbqjjhv3ZwAIVCBbT8hBej3ClCHNJAEh4kIJbABCV8C/xW4BxcIgNxXgSxAiYBvaA8o241gcCNG4qDygDDogY4KCfgDvvHalm7zFVO8cy/pbPQ6L5fvwrSmlGjKsjLSxFVBUSB88WP2XB0fNJ4aT1hySw7xZnoz81vLSEjT9MGtz7V3nbH3j2AHCHj3BMLLRxAPPIQKCxIc6NDdPYju8kmMeI+eRYwC+V3siJEjyHv8FpJMaJLkSIYOGzbkePCkSYMrB8okWNPhx4wzGRrsWVAiRZ0QMQ4V2dElxaATl0ZMWhEjUZxGKzKFKNDqTos/LT7tCPRr04lbfzrl2lGgRqUevYYNGnWpT5oqW8qtO3elTJcOkW402hdrRY5YWd5E+v9VKWLCMW2iNcrXL2S9gr2Wpbo2KlS2RCsjPgz3c1CYcRn7RDhw4c2+LPGq3uv4dd+oekE3jrr6bdjcVZOSHWy38O/Wq0OmXFhX70aEBk2nXH6yePGE0BVGL0n9OkzryRmaXu1du3GYkOn2DQlxckjyeKpn525SJHbjejMjn3p5bVHMkDMXze+6a321nZXaVJxRZaBQFk2mEWv2qbTeQAXd084/Fd7jmnSv3QNBPRoQscs771Q4IoklmuiAHPVA4A488OSkmkyWfcaPOywwkMcIGyiAx4UuAnHCBA98QJFy9MCAgBtCDMkEAnmE0cOFBgmUDwhIhmBAFhdV+YYEA7j/w4+Ne6DQBo/w8JMlHvG5V5N8kaH23lzAEQdbcDWlthx7JWE4XmHdodRme+BJ1914r6X3JpvPweYnnDtZl+d7j921Gm2lLaacotGdFmh2kPol6HpvbrrTaDFyZSBnKiH3J09xuiqVb1eZJVxW5G0an6eP+acfr2cpKBVulqkaGYaMEhrgnYqF9qtk8HE3nXtyjSYtY3b96tucGcJJYKukzgXqoJyyCh6kejYXbXXphpesXGo6Gx64ghZaHp222tvgq97NlJ5Zn83qa2P+geavZ/2aZdu7kxL6LHWuNVttfYOFKm65ncrbUFU6MXieVh3ra+vDe4YcIJ+NySpgZikT/1tfThz1qp9l6B3M1sgzYSUYt46JavHH+O5ZVLWTqsXvro4+B+hx8+a1cnfOaZewrPQIdE8cI2ahJ1UCGVGNBuyEKKKJYZ8oxw4Q0ANYZ021SiCYDKwzJh7usHhPBE94MMESZ4dGwpZdYrDACW48oIICHZnGwgweXHlalW50aaYLN3hAhDobqMBRhIUCpjasOmFs1Ftpy3jqbgcWrJhfecUr3rZ0MfUY7D9rxlbMNHXl+qmNzXcfcjkb1m9nTvFms1YybfyfzTnnu++tw+0pq1j3ma72tJO2y6nmwHflX2xrEfcork/XV3N73LJ7m30Mrr326DAX2BB/+MkfP8c5gf+1ub71G0w/7cFf1VPGgHKysqjMdJXhXNAGooUjUOAIdADZ885XK+RBTyoJ1FevwKKvlPxHecGpy8sMVrQRSq9/nhFeAI+itDUpilY94xe95tQs9ZHOeGzBXegKdkKyQNCF8yqZ0SAUw5VgijlFhNbEVqdEnunpUj1jCahcEp4fNss89oFhwsiVsOYlsVEC/BkKUVjCF81OYK</text:p>
      <text:p text:style-name="Standard">85DAYH5DymuG9g++sYUyBmQYdAyCUQmdCIJNEjavUkbhDYgYe+JrZBjghF9cgACUQSvVfJqCzwsNEbFielfERAcuvIwxvy4AZMruMNnuTSADAwBB5M4AUWuIcYmFOjGy1OIH3zUj7/xOCDGbxhDx6IwQMyULgLoRFTTsvXm5r2KhnWq04X7OLFamWn7WSxUeJ6JrHo8r3WnUZTrTLWx6LYRJ8sc4IqAwm83GNEJ6pJm41CYvmipSxG1vCEsaJWSbiZLwIh7HM3Exk+y7NE5jxkjLNTmax2N7qKrE9k2ATOBZNlqoA67IjYcQ4f10ktax1viJFamLeqB09xaUEJUwBAABSghTKasC1gUVn8zoUnLh5NNMIZTfheMs4kVmyKJCOm83KKr1I90VD9dKNVlrUgjd2Hfgcc6A0R9RLWdDGaKySQVfYZrnIycTZqud2yKvo8n5HsLuTb6u7GUlTegdVjuvFn7TjW/xUaQnAwwxPaSyzVxAm+sJ8MklRdAjMTlBKxpRj1qjK7xUKWhhMhkzlPQbJAoQqJgUZHzZwKABkPQRJykCgqGwlY9L/7ybNPj3TblbIAjyyI1gUB8EAn3cAOTa5jD+tgBzscN4BKeuACG0hkPiZzDxew0gD3oEjjHkcPftDDB5L7BzviMYEgDKB6v9yLdlQn02eaU4nj2yrK5uc5jyVKiNbyTnep68x4tqSJmKrmQ+UITPHSFKMEreaopFhee3VzWISJowSt2d5napRkfH0vONnb0utNDICiI532uGu9OAmQbczLpnz5ScwAg2tT0o2XulwqRPNmc7rgE/A4fxlMD/+j88PHimYVSgCAXTigBFToUX0R+sGPhXdUy1PV6jTKUGfOuL7kwrCJ/creErs0Ky7r3I3pqtD18fRTGg5XECkWxdT1ELv1XWHDmGwyX4lFjCTM4QH5I7owb5dBbJ0gZ/ELF9KAl83OefNd2EjS3tiVqECzKRGRqOfoeljIcuXxZn8oZBNXLGFLgyJfygRAi+DRQhl9zhlm4aF/hKiylk0RIi/026CZaq17geTiRMIRE0huBEuAARJSrepUw0CXGLCBB3JEjyzwpW3raCUeXrmeFg3EB1dwwuQUZwCncXC6Dw6n+XqaQLy6yrp/jWBcp3pNae93Z8vklqgifE4LF/n/WyAWbD4pqsIAQ/TJ2JTqXGsKxSRz2p0m9Z3OAN0gZifmJthy2Mqi+eP22MeM8eOrmUEown9JE7rGrjKywIuVtESbVdw2cmB3ejIE9vXhvaOxwqhLBTSYIURsoAK6y0XkRImYiRuMMp9n+m1fXnCCCX+0z1zlwflSFYFqCeF/H4vUzXxxqd7OcjeZzZpOm1Q3CHIfmN9bQWFxzn4Qb3MxwV3l1oSVcwMLI2DhlzzLFJB2cPypCqnuGvXx5srrRYnEe1ytNQPRJgTlJm0IDJ3vHnrmTu4rq57roo7xY2qL/QcvD6iSe2QAkESgNNgsXaJ3XHZF+eiRoOT5EIp89tZY/xrI1SIA6xEUI00tsopAJEECSYiSlIMj7agaF9qIvNJM/YSHEhbwDyJMQAgD0MKqtFVyfl500FMl8r7xbF8+Xf1+A4rVFFF3duqeq5meDSfeWTdjlFMbmkt//Xlbx/tDO3WYN4T2iKsbqafXmX8S86u6eR9Pgl31rJx9KadNNq3rvhCbEZUnVf2Ue3TzzFnNKzdMaRsymdwAHtGtnEsRgRikcB+MwEMVsEHHvcMUaEGWSErQecv0aRsAxl/0IVPzFdxYnJj1jEx1AV+epF9N7Rl9rZ0amZ3LDZ2W9dcBstRG7dMCwtV3RdMFXhyesBzcLVTxuNF/ac9VhVGauUWZXf8RXf0UqmzWtS3YE66USkFP2iBMHM2Mv3nOMvEfnxEWv1EYj2XMdxAg84UfDo4XzcHDl2TBHYzIHjFGSXBIMbyB4g3SOwAApknN8O1ft9EDqPlWYsGDKAHJ4PBIAkoJP8DACXhAl4gBZGDAjwgb4yBJl3zJ3rnI4/FDlShOD5jLdvGLbAAMEH1Vkl1X6WDh90EdKNqOGhVdDhkdB9qK0jGhW+lOW6TRK16dTomdehDTiyTGDR3YKbKfBhmYp/2FktGKAFafc7EPAwraRFlTDsocNXZTG43ZkI2LfsGheAna8BRF7Owh3a3bwy2cwchM1lHZgxnUUs3G603f8N1XO+X/Bh5QARt8zTlQQT5w4be9Yy7eXNLIYtEVo4D0B4Jc4dSVlfN0lYz5kE6VThU6WQnmnwJ6IseoBG7sYtvNy7iQIT92IJwYYLEtYcFdV1fBo10kYBahUzM+XDZa30HdGJw5S5NVGc/FHEmyowgGXfLNIL180zpi3DPekw4VSPRkRkskhGK5oficBj1AABKkQAwgXh2aiBsUww6cAYvQCIKxXRoOhI1Y3oXQg0KAwAywQwiQSVxlDjyAAAPEg20pwONRng8wgAegJSBSCQKA0kWQgALoxUCYliRyo0QWWbHxo/ilGwzWSfEl2I4hTcg0m5S5lIjxC3vY2AFm2UQtGEUG/9/1oU1QaR/8XaDy2RvfjYd8xFSF0QvuFCVBBVlnpmFH8l+4sRtKniQCyttwfFh8eaGz8ZsTrVQMndvKweR2HGL1xea6pCOvUcE+fM3HveEHPYwLUp0BsqaPdaNlEh/F3ZROJid4IiYKUpXZQVWhRGb3TWNOClQz1eAJ/qZCjiL53Ys0YoypTEZ2AZzXEcy7EWN/Nt078iIr6lCnPWPL3RSjgB1EBtV7bQ9aieJ7/p5qntPqgGSMtN+65R/waRgHJdzCZB92CIQY/N0esadLFB4g7UHi1aGI3OEX7AASQMDUCJa9OZJUtE0kYclNKIHkuMGT5EMW7CPsDYEVDABp8f+oFyhOG4jB1LjAFXiAJ+FacHmJJtKCIyjAjqihWe5BCIyBJGiKXqHP5pAiSbrgxWmXg2YkxG2n07EnzCAIB55pmBboPW0ZfTBPf3Sl8MCf2jGPL+KFOTLoQLqfl/nPomHVlqEnfVYYFmkZTgpohsYidk2jDb3pMCLhP+apGw1Qft6H8gHoRU4qpM6bSr6Hpk5eLMaYMhaLOgXhCkHjsARL8CiEPX7NPoCc79ng04SkgF0ZHzKqbxaaC1WnDg6rQ5bMzP1m8Bxh+/zTWHXdImGbeJzpGdad1jloxsgqMaLKPQGlWrGissEcmy2hor7PrxjV7RSTzBzWWJnRph6f5Fn/z12Nm6h2k78Ya5+uXWhIUMDUXahOk3dBYcspxocKmU8ijRrKxN9dTQv5329BAAxUQwKIgBcQwWpZbB5grMauFmy9gQiUQD0cktRgGKAGhWBUHq6ZBD8wwQzkgQd4QRBsQAoAQQDwAJeMQUHIUsuqwQgEQRrAwBUsYgycgBpI6V4+jl5OgAg8QAIALQ/kQSmpgJ+uJIiK02RWW6AIK4bU5A/yp/EFlPB5Y5+By5+xnPMthhfmmwshZjeyjhBBVMI9IQbGGbMUpm/marGxS9K1H4FmYdGwp5xlq/wAVVCmHTVOp5El4LONYcrJZoYVoO/ZmIQ1lNWKp/gwSrnpKnDG/2tN9IVz2uqLverAqur1zKTANtOjqOewvN29SGbIae5s4m16Ia63nWdZNardLWSC8NyhsW1TVhE+4e7JXWtWCOqRdap+Jl07GaHR3eu1TG1rBJAjqYXUcRUVjVOCxd0VpumDjk/sSpXBlVPe8pvxhWZiVpX+LYxnWYqFquE9LCVjReppvC88KAAEpAAfhKz+7i//7u8O1MMOzML/nsGXkp+2Gdxp/OGFIMX7MsEKwNZq3aUbuEGQ4IAaugMGgMAK5AEH70Fs+SgQMECOOsSUfkmVJJcHePAEB4kKHKf0ueNRruNXkalOQevuGozuAi8ZFaSzho6AyqlZsWusLEvPnf9RgiwoA5JmsaLZ0jidoBKu9PrnmhFdqO7w3HZfMjFkQY2qomZbPjVjspEZujavnhrQ9gpc8qrj7wgIfcZno/ofOZGv4XIfmUoG5jIoQiUbPqXQgkZErYbIrQoFQIZQnrrPYWbtXM0TIjNj5ZIh7VrLyynyFQvdE4HvVkjxY3VdGvOPJLMO6f4wxGFrbgTLQDKvV2LdvqJNuOruuPZUubbp4MLi0rDM2M2MJhPhGVuUee7OdmLcgNroKs8nMEtQPW0m/q1gMmZnd12m234g3OIB/AKeZhZb312EO0AlEgDw/+5ANWxzNwNwPWRzyP4vEkDC6H3v+G2vlIRlaC2EQPD/iBIMAQJ4wASrQQyUQQ9k6UC4Ax6cgRQQrRuoAQosgQrYSDy0szu80kUoARMEgBd00hs4wT+kgAK8E/F22f84YZq5HxkXHzCuEx0binLyatiOYPp09NCAzlo4I9th9BEbc8sNo9chHVHdKdAUz1jAG/DqFB/CndX157KSMXUuMuRy4QcatWduJr6Bcs0gS5cVcc9Mjznap+AaXy7W9I2aFWD920tn6hET8U1szNGhaTC2soN9LiBTQTscAVu3A71BHShnNCQ3yE2eIk/XynIaqFGSlJi526V6GvfKmX4mJPFWq0Rp5BOVLfbgzEb/NVZzDF+AMbid5M+NIRwrroRm/zaQafYiPzNIc2PkvTA0RjYUPvXAfVNhETUz34lHt3ZQux0qXuGRcTXT0TZ+eNlZXXLUmSyq1hlg8FqjAd7BKQTnZAk8+KUCGEFyL7dyKzeWOrcCZFYbW6dqIOfjlSi39R0/R4ge3YOiRcTnOUSEhPceXbd3T03cnI1DPJ4CiMFH4Aqrluocu5mk5hQ6r+YLztdxbDbvhRsYUp/RGBqbKasc7bRTdZX6WS3VhmeuerKDmy1ix1ghb23ryvC8bRVUb2SFN6pn+i6UjR/6ZggMCadmxp+qyi36MNQY35vY7fSJwzZju6Tqqupv0uo9hsg5HIERYEEMaEAWaAEdsLUDEf8yWesHUYv22Y2nbEITtVJRxHWyUtMfXRX170lL3w7qEG6yWZBiubVdSLNmg5TvoEq1EX401nGZDS2bME+32DrVVI95btQVUbbfEDaS80K2T/XMDvsqnr52Tg5vLeN5zRRzi9MkefArTAuTvETHL20huQU3wyKwS0jRAg+FGrYIpmO6JZoJV3ZgoenV5mzlL18FrzqG9JnERGDIdpiqrKh0QlQcaKNtSG4oUkubXiM2sPgTwhh5QHJkP8rUB2Zmqy522v1qce6b3iX4o8ZcHpOG0qW2huK3SpwibmS5nVEGGl3otpKQQXJdKzrkJ8MjyTl4zPEmiI807B6EfC21Ynv/uLkI0+6h36JD2zSi9TuwAQVoQA7cYQkcAT1gQR6wAT+MVCT7N4VHnPnVW4V7VU8WOCpydV8X6kbzD8Rj9Z3Gdb/htOGqLqzC4BJpV1139LXvudR11rHGeoA70d2ie4NT+YjJ+BZP6BZZ1JpGne1QsS176kfSm2s3Jn9OOxZSr0rbdqjPtAkdVSovC+rQkFvlKX66bzQzKbRHyqtXt+GIk6ZV87yWprPfPE9ooVyTdNXffFDtM2IkKDPtOnzxMMrL+vkQa32D5ITGVH5Tbl4BJLVDb3ZmH0ulRkymZMu7PaBjfO711XOJ3Gym3/g130jG6ZrLj6LqWHqaNBXC9Qs2//W+8PfVmhwcoxfFzC1mj6OTf+qrBBydjU4v264qYmCgKli42xdSV8FzAvIRMEKImAEWUAAUOAC/V8ECNRAdEDlNm7HXgSCBHfk2BT5sONgqv75SUz5e9+Oc+C3I63q7Kthcr2qbvbjPeC2cmzHzdo9NAyHDqWNdxb0vCyQPzeOBMKdQcbTP47KNtkye1z0N2xDxB3MbD1W24BuhA8Q9fvfgCRSIB16+hAULDhzIUKFCghMXSoSHkCIefgg1cmToUaFHiiE/CryY5c4/lfcwblxI0GI+d/BmZrlHzx09eDrd8evp7udAmzQl0rvn7uZRmUqRuluK9OLHqAgtgoxKUv/iw4suYUZ1OvFh0oYiww402vCoWLBJoU40OrBpWqRGmz616xSvzLtM9TpluPZvWcAGP7rsOHWrSMRrw0J0nJSuXLZK0db1u3au2rMSLVMmTPFz2M558aY1Ghm1adUFTxtsC3dk4NigG3elDVZk5oKkn6rO3Pp32sAeiRtGzNF4ceKJry5Evvxw9OTHj3NFe93iYMGyr7udmLn2w+zB4yZsy3py5NK8yfMdXfR77IjOqUNPPl15c4xozUpe31u9pbaz7SX+JqKCjXcUPOcIRhQkAw0K2DDjnV2wOIKffYgIQAEtPuMuNMZuq8i83kgDrcAQuzNOxc/WUw04yGRsLbX/zCzrC8YcU6MRRe1AU8+zx1Icssfa/nIsJPyYg64+JZmMbisU58uOxCmP7JE5FFuiKsr6qnvOyycNw286kgjikkorn4zqTOsMcgjLN+W8Eq2z/JOrrzzjqjE9GV/7ECb29NTTPTz/iqu9P3m0Mb5EJ7vxxctaGxA98aCK6MRKoyronnZU+keSg3ZjitSE7qGSwP0yoo/ArHx0iEvQdIuPTSVXbenMxXQVVbHJwoqRPo1ylRPOFWejs8UjwcxvzeUGe8nIWGNsD0gkC5yPrFtrzeghq2IK08v5CBQRxAG7bWzLWu1rFtxl2RQy1iPF7Q7EOtW60kjbwhvXwEOFazHf/4Cf/ZDdgtt9F9eD4+3KzKn2JZFfKYf89t+3HpUsRXNHBJTISyNl+Foh5zXYXY6o2EfBd/Y5IoAHsZAw5X0oAMKBdxwooQpmFXaYSXK5Xfdg3MD9FlV64wwZZImP3VjZMZsV7Nc+qZ3RT6qnBZRSFV3NF2mjYbsa0juD49HiUVtDb9RRuZ5zY40zXrq7zS5DFMfy4NbrUBPdq9u/Qe22GM61+wW4yEcJRRZxrD+blO0q7S4XTXlDnle+d3NlkqT9ei3sTLdM9VQlMRqjeCyakrK1v7I139lZSGPK6yU7JbeK17hD21zGyu51zTakYEPUt7uEP/E/3vAdWEiJSdbv+P/RreWb0T9vxG7P+ETzzceuDQ+b+70Y/do73Y093mhoI+6WOjyJr3rRqqUqmWfWl0QMW4WdvN9Zt10dP/tA4fN9aVFbX3/g5Kj3CIpuxaPMUtJmpczJT0z2EZWInLSzcYmnfKChwjlidoQpKMgML0OZgmQ2oXeYgQ1UuMcFW5U8wUXwbUTiX2ToVJUw4W9JFdRZyXToPMB8a039y2ANE1fAQr0oQKNRX92Gh723Be42UEzcqAD4FzsB0GKuixShSsMnPiHRcGlLixRF1L6zkQqDlJOclbBUv8t9KX7Lg9J+ilY76cBvjpazIKzmt7odtotFzKmjm5rzRmG9yy9RyQL/6P7BEjj2Cn0tVJWuYiWw8qlxMv46i84IA0mrOOt96NoWeiJjHDNBsVjIGyTyLqfDPjptlOfrCkbWxyggnWde2OKKKBVTvwfmso83FGLjCFcWOjIvXU+D4fIIs7XCPYxpBilbdnxYL1QJrjcyTBbctlk6OTYpiJbDoaqc50evNa6Og6MXZ6TJO+BVk5rcJNL1SImxNnInTY+03z0Q1EEHvYMML0sQCWFGQhV+EXte3NtlqkmyCnYymKRj4cQQJ9EY5jN7DzRYAKXGPqt5tH0AhCbUXsUxi4YIoQnU29ioZsQzZtF6JlXnwChFOsoZkYBi4xsRvSPAvrFHp0CNS394/zpEwsUQaMcsGsW4hikGzqY2NLzmJDkWMYhJxYbueuMvr7O6kBDkIlpgZBaOeZtqGZJNZyydRoP5R+SshXH8Q08VV0MrwByGnXb63e5q05ZbSgY4XBSsFtP5oWvSVJm6imexiFYRMD5uibb724+cGE3B2DJH3VPirEojRrQl67DnxOdwbohHcKYPgm1VLSg1Cstlso6Q+1OaXFHqHdltM0Y03F31bslEoR6RiWL0i5oA+VqdNYwxy7oPu6o6Plch5WQpY9AHTyjCmFFghCpTYQuBqS9WgutY8ZQcw+rSNePar2CuZKZoY2Na79braFaVk0o709vNAleLmfQuKqPYXP9ZjZGyajvdT1e60ELtKHjAq9ZTRUrM1HmUio1NpwMrSiI/qne1Q8OOYxLb4XclibnBomQP3YrM8ZZulqRVzCH3o5OBdOpToUJrL0t0Ge0B61/rFBmy0Le5jZpngWZrZ4D85dOr5lFYsqOweKOpPU1+FIx/zRR3a8i9hN7JWuTF23jsYqAr4q1VJ6KLb1vIL4xO7iU2HvAZFfhY7/l2L2q16lLRXLmFma/OO6ZyJ3dZZhcWTnt9Xanftoe9zu6WzLN6DFFllMosw/fRstRPj8XZzOR17aTqQq08nxkoUk0rzm7pp4IYwbIHRWigKqMABw366Z8aens4ohSSS5s+StP/zsmKW5vbmmzYHaeXxhsDUm4/asaqNRiaBtKYozMN14sBz8os5ZFLNcM7ATO7SjwG9N0gBic7wVTB+uUp4GCNwKBy0Z5l6x8G2wZo5lrynhMVd2izmdwTy/bPpL3VdNpkTi2hDytHOQkjtXBodu9qroVG0nDbTKriBVdf2dKzdbg6rCyDh3a2gjStgY3eKAnOZ9lOU8PbY6SbUjDEhiwnJQvUM0jfrrhxPFjmIsm5iWvt0meWFZzdnEDAphu/5e4oyQXUKLEVuotSe/OsyFhhm7a8MHcmHfzapC08jlPmeZygHo8N65T2acyfTeWYo8wW6AkH393FKj+zKwcqUFdl/w3yZ8y2u8ZHq7291Qmvnk9sKC1BkEzfTGrWFXt3FYPX0f6tcH+hzfNXf6zNfnvq87JducJSEVBXbOde70vY/K4PbPacG7EURzb9lqex92QjEYk749T+Mb76HHyI2ZpHXa4Ywz/2Fr4mWcniWHx1BHkxI1foTfqFMmFs4/eHDT9nIaMeyI+t9nk+GS464S5Yy9Um+ZLW/CElNfdeKil3TBtOOr+Vw1lSloinjnWq4lnnudajOWku+Jgrt9fL9pm346R//RvrepCN9PpFoixp6k7rjnYmSazO+rCES3CtucQLkyhqNr7Nf9Ss8q7KmbIGLjjDRApw20Tu9XqsCrKLCP9WgBVS5gRTUEHygADygO54JfyYxU0wyP7EBKLwiu8sLfbUjqnMLOfSb71G5Lkyq9igrOv4C77IiKR4DVlC6tyg7QipzQJh49rmhML6LwRPjr9givOMcIq2LPouxvQa77foBsjw7KiUb7YSUAcnKu12sD/oigLLa1W2bTuYrOZqD2GsA5KAD+Ciwk6ID/vM7vvAK82y6vUKiT+CLZWixl4gkQff5/gMbJ6MzvSILdx8Doyqyde+64c8LvnG6+Ac7nB4R7fyBnbu5c2s6XjO8Oeq54DAbBWn6TxiT9J4MNlaqcS+iRcz7AaPjw+DsfwqsVxYKWvaQtFkS4AG5bMirL7/yPDormbY/M6vGJAY4WhYtqPjfoybLosw4GHUUoYcy/FByPEcVOj9ZIrbXO9Zni5p2M0OKVHwXGsR7c/PLqgYIwcUw1A2vlCzBq3zls4ZJSYLKa+whirAAAzcjo6+BivRjgjL0E4A9yUT1QL6Uo/1tu8gk+keCQ8eP/LH6q8Bj68XFVD9RiReVnLEcgW5TAcl6MBTVsgy8IAe8GA9cFIn3YFkeDInZzBMePImefI4fHInj3JPcFIulHIukFIng1Jv6OIpbXInz84MDUyovOconNIou5IqjXIov/IoX88rw9IrfVIrf4Mpl+I0qlLBOMInTbEpuJIrn43QiCcim3Iq/xBlLYXyKMPSLP+SLs9SMEVSYaSPE2NRGqNnK4kyGx/TLwmTMAMTLCGDOCTTLacRLnESR76Ib8oQv5rIMQ3j4a6y8+RyKfdyLB/zOChTLI1yhVgiLjHhn8zRNs2RDTCBH1SzLJ3SNeNyi3oTM4cTOtDygFCzloIKOVGT7AyNLemSMh9vpaBTJwGzOq+TMHNIjkgMgiJzMLHzO8MyOfxyKqRyLyUPFjcxFs8uE59jLidzKtuFNL7TO39TLO2zi1izWYbT65TzOIuHKe+kRjjTRvRzLwELPHOyQPHSMfnyIoTyKNxBr</text:p>
      <text:p text:style-name="Standard">GLsVOZxc/6HLdVHLAwUlIxO0Y4FSnInRGWjOf+bc2oSjh61ExhhC9dCa7aY7D8drlTY8fBg769ErGdcCR5vbUUdKrHE7RPlr7DyhTGlMKU+UBalkdgWRTSHh52kMEk5MUOD88pwaYpodBgxjR7t0Zw41DA9jIf2sfBcDbN8TsoYCAQTgg6qQAuo4Aji4Cb4YYNuk07JcR+owJQCDQixMZDOrNl2Y0qzdDuVqxtZdEwpah/79NKcb2kaLomWSEqpFPL8zqhA7qo0dPRIziEJzNzSE91Mc3eSB0oV8xYpsIg4zfi81OUcUPsIlfCCiEmVCCgN9O9AYqgK9QFXCA9Q4lPEqh3EyleBtR1+VVh/dViD9ViNVVmRtViF1Vn/jfVZoxVap7VZgVVak1VZp3VZiTVZkXVbmZVaw/VbsTVbxfVZu1Vcw9VZpbVZx5VbwdVa0RVetTVefTVd7fVbz3VeyZVd1ZVe3RVbwdVcBxZg51Vf/VVf65VZD3Zd/7VhBbZdr5VgvZVi0TVf37VeuzVeJ5ZeITZiFdZftTVbI1Zet5VclTUODhZhS3ZkHZZlzzVgC1Zk/3VYV5Zhx7VfL1YLKhZi26EKIEAEyAAA2AADqoAO7uAIsqtOb5NBLNZl3TVjYZZkeRZaQdZkDdZma9ZeU1ZruzZnX5Zl24Frn5ZkS7ZYV3Zgb7Zq+RVqRVZlezZa1RZk+3VnWzZny3Zu//M2Zu22azGWbe9WXac2brl1bet2X+nWZTOWXOMAZ9FWYHE2ap32bO31bLPWZNO2Zht3arMWcL+2ctHWbTNXJjEhDv7hDuLgDuhAC46WdVN3de/AdV33aFdXdemAdWkXd203dVmXd3fXd3UXeHsXeO9AC1KXeHU3d2H3aI3XeGn3eGe3dYH3dWOXd3M3eJ13eKO3eW23dnm3e2uXdr0Xe213fH+3e413edNXede3eKF3fdO3fbdXeG83eGuXeWeXet+3fMN3dZ13f1s3fHfXf4PXfNF3fZn3daFXermXf5GXe3f3fOsXggN4gG/3fmF3etUXgeH3gDlYfa1XdquXfP8JeIG7t4KFF4QdeIRVuIEjGHvRd34FmIQjmH6vd4WfV3a394CZ94J1WH6f133d94KtF3wZ2IBNeIZlWIRvuISBWIl9t38fWIVrWIQDmIG/t4CzN36nOIuRWIVh+Hh9WHWN9wg0gEIUhB2Q4AiqoApYbWlv807tV4jHeHkTOH5fd4tPt3exN4OVt33jt4cNmIKvOIaT+Hv7V36tOIaj2IaZGHx/mI7zN4Fp2Hxd+IM9mH3R944veYUV2JOfV5G9eInNd5KjWIxht4frWIP7uHzlmIZbuZCp2Ir5mJBhOIUrGIeHF5AjuZRJuJX9eIObV5jxF5OH2Y8d2I4NeY9r+ZD/Lfh+27d+x5eIlTiWQZmLmZiRnTialbmLC5iPjziCjxeWJ7iJ48B2hzUlVIJxxeoO9lZs0RmeUReejZVx26Gd7blvKbdvr3Zvxaqe5Vls7/me1xlb61kLAFqexxZf67lmGXqe8XWfK9ah77lc2bkdZPJyT7afM1efWxZla7adCbpcj5WhO/qdsfWe/dmf8ZmjM/ejjbWdMRqgk9WgAdpe21msZNJbL5diS3qmcxqkgzqg3ZltR/qkh7pcx5ahRTpYl3pYDXqfNTqlWbpcKbqj61mgn3qqT3agV1qogZqqs1qri5qf89mlfdWhIZqlbfqoS/qp0RpZx/ath1WmKTqh/y1aoU+aovEZo1l6ax/arKMasOl5rLPVqocao+O6a6EapN26sTc6o9E6oqWaplv6qLcWoqsADXKAHB0AC7SgoN7YNldmoJ/6ZA86c/eargP7qDNXpE27qxf7ryt7notaooO6rgfbZBm3r9Xar+E5t117pLearPEVr2FabI27oSl7bPt6qhP7pMH6sF2auCfbtGsbrys2ua+btsd2uhsaosM7sHf6q1cbubHbpX97oNd7rgk7WdkbqzUaskl6qhm6r3vbtSX7vceaovG7qCd6uYXanhn7nU2aqzV6p5taqNn6rPm6sDPasj06wUk6qtVask+3rBu8uhm3V0P6nRkXdf/lmXg/fLlB/KLX+sOL959P2sRZ/LpX/KRlEqcLnMRHvMZVfL1X2sNDfMRlUnWP9XQx/K2DHLVJ3MQZN6ZXGrWDfMCpG6tDHJ1R96A9PMZP/MiNvMbtucj1m8eX3MpZvJ1xuq9BnKLXO2XrOmWFnMnT2rSnHJ8ResB13L5Ne8Wv3MRjOr+FnLBVnLCpPMjr/Lp93KKLd7t9/FfZm9CxnK8tesRb3NB5+8u/nMwlnc/rWcZdPM0x/cRlcp2z+sctPcBXl84THcnt/MUHXMhBXaYPPaEvutLffKhDmtA5XbgDvGYvPbplHdZ3Hba/XNRLGsMN+tJbHMYNPaClnMTfOcz/rzvYk1vP4xvUPXzZjx2e+fxXMfqeVx3T/xy4o9zFN32719zacRzSs/3afzYGytEMCMAIalO0y3EfqkDELRqjjZ3IyXymy5232fnMT5zQO73J/9qhMx3bd13UFX3FL93aCZugad3FBbrUN92rHd7ZCxzXuX3SOZ3KMz7SeR3PoXzWV5vTj7vPHRrXx9zZhT3SpVzjqxynMVzjGXrHW5vg/Xnam/3geRy4bV7KYdzntRrZnzxZaV3JTfzRgRqqg164w/zKbdy9R57bXdzYe/3lyTXmy/zNm73RK/5Xf/6fk7zAw7zS5Xy17TrKiRfSRz7gZRzQkbzJCZprMVzUKf7Q/79d5T9d0+2e2U8c3C0+4EPa3F2c3Gtcyu/5U2Idn0nd5lmd0Bu/q6u+vxOfyJOc6fGc8pv8WC992beeyalcq321tLd6qvH8vUWdvU+X0DcfpVF9saPc2oX835G71Em/7ol381P/zRef7ZleWVc99fkcte+77iEd2alapyMf9P2d7XHf7QP6pjFfz4//xCFfyz0cx8Na59Vcnr3coC/f9rc76+M7tckc6Wv/7eMZqF+++7v2+we9tHEfnROdnVWc+X//sDceuVF/ta/f/AE+0wHijpY77e7EIUgwTrt2A9vRKchwocGGCykuLNhQC8aFCi02pDPwYEiCDx9GjNPQ4P/FhBoFtlMo0GDCiAwJVpT5sqbDiy0/plR4s+PChzF3qtQi8ihBixOXwsypM6cWkxkPAsX5MqTEnSN5FkSZVelXmxp1AoWYE+tWjQdf2jyCxMO7uXTzvKGLN69euueOsN0JlutQmksrJuVYUeJTs2OFksSI8HBYhSiXmmyb0ihat1JxFjWpEyfbnom3ugxKsTJP0BltdmSJsGzi2Fet8rT58GxhtDC7lm3KMXVmxWQhnoaoGujUi1Ed/kWIkSjzr8HFuj6tdSvzyD+hQ48oHSlE0J7b7m4JVaB0zl2PGmeosCREijM/jp2NWaVtqxOnL+8o0lpPuaYZSLGRJFtkOZ3/lVlZDzmoE2ibMbYTcw9+p1xkCk74VVeqiSahcSPZx91jKtWUoXlppfUbZzhRBV12T/1Do2ts1fdYhQnt2BlnHVHFGXNnCUWTbK8xBBqAabWVmGoXDqaaRkRRVmFtM1105GJggSUfZRCGZ5JSyUGWXllmngiUklIdyRpU6J241JUD0vTkkRByaaRYDw620oIYHQlYVhuh2BCRl/0VZHBuBXbSbpotV6iQHEFHpEDxObeifyeK19pik7oV6XJ+6gfbfJdSmVumgKapXnXOzTQnepN6eR+TaRZ5mHKcPblTqv8hlmpTl4Z4VmktqcjmjTkRhWh3gGH15lldIuaqqBtC/xWYRSs9dSlF4cUZH1NASdhfWKtFZBOKM323FZHLwdnho8E9yCRjdByRAAC77MVvv3Ttc8R8poF1InVtSZems4G15SmfQ0qFWL1mpQuuYSdJKVt22F40JZ3GUWaiePwxyeNgrOWGI2KwIrjpwWZGBzG4Uk52nMmMESicYD7CF2ioBRvoJW4XQ4Wkc09FWl+9qRZtlVZamqmkqJ86CpKiKh/s4sOqVTiafjOneyOttha588ylDTpe0RJpTC/OzFLr54r/oTcSw72i+5quIHVr0nrO1Vm0h2VdJR7QFj3Np0wiEw0xwRCjeBtPKSKdraA3ScUabDT+Y25hOd7WW4UTu//qInytFiUT1vLNBNqTFc+MMOS6LUpYpy45XpJ9HnsXGOqlbU3YkAS6vGiOimuoWY7Kfdu0qetSJJ5oUy95+bYUY+tefzEqRu1wlxYMXdXJB3i8YCbmXe7svZXfaN1rERd2V8mX3SuEKiMXW+RjM/lmi7cXdbQrYUVagwIZyDL2ucGlpG7pMg9mNrap+6jrciQT0ukYyLDBpS09a8PSxyynm8HpBzWRM5DokoSuCP2keCihytHixjO7YUksvdmTZ2gHpbvRbVlqY+CnAAS24qGlPuRZCCaOoAEH+GuJetlHFQbjtc1YSmC6Ag5NYiWgVtHNdSqaIArpRZyPUYw/ivH/SblMpsB2WSyIswpKafyWt7H8RoNhJFrH+nQZoWmHY1zzYLw6BkfF1REyVxlisXhjvfuEiCx5/A3/wtQc9NhJOi+ijhz9lDsocqU+XiFYfrqnFnZhbjMN4l2MNpS6/jQvcVvaIFoudKs4zQdBfGoXGwO0LSnaBi2HM0zNSmfJ0EBuMwQ8zYei8iYVeseSGnoKINPWQIGlMm21CWO9NpcaHC4qO+KpyB2FaStJepBINDHWGBmzy1s2xzIxMxjcJMgoOwpGTXISIoGmVRRCFUd0JyknOUdTm8zApFik+hQPr7SrNfZkR7bpWgDVmLTUrU158muRmuJlucZtR1ccOiXI/94pxOnIDqGzhMqePooeIGXPVB0cGUtKahShYGZcHmSnA/GmLaMwJWxXao87/QMkT8rSXBKSmoyOZS5EuSlyguydVqKXK2HCUll0gxdODpmd4xlwOp6S1aNUxM7rkOlmSi1qhrjmqIK6RKxcXatFVtfJ9DCpaiiJQxW0wAgzMHGv7wCYkQSKKaowzyYMleWwTEc0lUCSQT/yCqgK07G/BIauV6TQwLRVyYUip2jAyWpM/2JCod2JZRBjFs5Sh8Bi0bVV5yqPrF67SQt5rJvxAmLdRtQmdz0IZQbVWb2QUtgVkZScFATPWFtUTuuQ0Ub4IyQfgXjMUY5wTViS7EYYxf8uQWKKUmZaGpwilRuNpQtTASKj+HZ7LsdQ73upeQxrghaoS3mzc8pZbtz2s7OI8SxwzBlNfzX6tl02KTRjSu0dNgfFOdpwK9JBYWPkdtPxZGZKiuuYSLIkxRu9y16JitT6PvvdxyzQK8hTSUxw6UuBFTBQYj1ZgV5MYWlS6zToNUtrmnRij1AKeyR+j+lotadvzjdFQZQPiURnohc/xkqNBaNtsDOlpw5lOfKhYEaW9kARtdGNH4weeW8pViJVxlYKalAhCZOpGndzzLz8oKKOVOFXvqeaJqwuVoKlmags11mpKmagNPkwGWmHUuviln8J+d2MkkVYkHVa+hAJPFz/iqygpWvdhElM003VMznComNDJeeZkBiJjzapghEIwNclkgELVWBfpl49UMQAd4Y9Mu5aVEq4BhPngTRlqjDvo9WJJoyIZ8PvWVekGzGbRlI25Ki0tEWlSOENWgu2o8b2y7pROiw7MHLlDZcqUs5CU3RUFUyAB5gYMNrHhLk7UZ2phbXDitPZrzIoba3Tp8ZGE9E6pSTkwidZGZ1zQPzT3q3ow57wmpjWdCTsuchkp+3xUNYw23GDJLhZ3Q34M/0bzAKTLDSgaWjDEvfU6caWoHUzZ3NoQmi2F6YuUa/kOfulrNUYJbwUrmsyQWJVh11lHkT1Lq7VPGwUQbhRwcWa/4zN2ROp/9ukl/U3VbBkT7ryGDG1qPFXxzzUCOHbJ8JWUdxrk9CYxyvm7g740ASTOfcmKMkEOrxgZ+tYye5jHwNCD8+GCmaVfEPFJAupUOKcNamA2D45C/6jjjlM7GSzIA3G0Z9WnNQOH55lKi2slGfziat4tUkuLXXBzpoueD/IZl7SfdGzfKh878Z6Qj0umwRsnTmJnLO5S1DlA2awTrL5kCPswAup7lcO0BAwapnQ8IilcSSDjBy2KevvBUv2FQX/KlTJmqPT8W57eSNi3f8nf5fUYURRDC/TWvCYC9f69LEuv4GaeSPfsT3YhEYltfFM16hFN86fPkyI5Fsat/9j5cQ4EmN+/dQc6TRBNeNCzcQYc5NApnVwfrQg0URQkQQbZ0Vb9cJ6OUJbRTRZ32dCSrIePvd1P3Z/WzMkyNVYgnJhGadI18VVfOJh3ZN/kEc0B8deLLE0PeJeMAQ7CJYRXOErGqEFInQRYrCE35FddHAHUchgRwYczXaBs2EuwmQ2Z9dcxpVkwIU15HccNMc7nlcvxwQo3NYimTRKcNVMrCVNKQIs6OI/dPIr+eRj2eKE4NRpgrJk5AZGU7YhXEhJZPYey+RymLJZb6dBrBWDJ/YiaXRd2ME4CBck1yE/qBF7OxMe1dE0bDVQBBIV9qdfGvQXRXhHSrWGsRV+pPT/hfjDgtt0Z14oVbzhaGQ0O8XBUOuEPsgGQ0A4LhnzYdyCZA11GaKTeozUVtRziCOzFmcEKY0RcpKyY62kdlUUhq2kWLVWEPgCAMW3FwCQAAFTgEHiZVvicEwXRB5IQH6oekkxdE7nS5B3dcBWP9LjFB0WOrHGM9aCSdeHZoAybdHTgYKYbzwzRSK0YY2nf2bjYQVYV+cCWoDhP8KxPTB3OAcSW1UBL+MnLt/xVM7UGFc2X0UVXD5zLmb3YHrWYyYHNw52Oa24fBs5EbzljCvoIhy5VQtzSlOmGQdHUoC3PmO3TClpS8Cmb0+3cyukgCL5LvbzSaHFb+2mhf63RyPC/0m+tmELsTk26YoSwVDrcS0iNV7zEG3+8WpIMyhUph37oTH0IXr6Rza51U9PtmfUtYj1mE03U02qFDw5ZV2SEijkQjIP5G4x5HKSFUUOBCuBpWjC1U7HIlbVN3O3lCdppCTaKJdclFKx9UOLWFlkUlBGl32CAn3ABXmNRYx9k3FkwXTV023HkR+0kj6XJksKEkE3RGGM4jQWBTs7yExINVRokkLMmHYUkzGPZYKMc099kkIzs0BcdDN51mtRojNMgVP1uDVaZFhH5Vh743BV5nfct2HdxGdI9nc9Vm2yExJ0UAVooETgiBdesAOYAF++cUcU1UcGNEB6QmD7R41cYf8lUjMt0dhPqYlYXcSFoehI1wJnCTVrbCJE6lNS4vOIgBUyG8NN9dhtLyShsVFEY8gdo+JOZcg6ULNRLMY9vyVrQaUj/ENOehRErdIwvOU1EVR1C8Ve+fljsyZzsCRR1SRbfAJJjNhJWDE85nh/89QzZKkwvJeThLOYkyY1tcR242VUPaJ546Y7GSmQx6hfFthGqdc5AIp20igqr/caCIaJQpQbcSADOsAFdmAH+lCnd2qndkqndKqndqoHLSADWcB/d7kfrolxpolmCbWNvMSaq2Ml81OEyjY+W2QuDFMxL3VGy1Sk7TabosZ6xxKNYlZoplFVoViZTDpRfJQ255j/NfQzNpD4Kyw0cpp0Q7PqdbdSYAepUkQlR/UEPeMFQtk1OzajFZCFN1hIaerSa04ji5c4RD9ZWcc4a86lgEolUe9ho8hahCrKc2i1WbwSWshymHDkYzDDfBhDO3bTmD+laTiGNN+XUN1iqfa2iyualm/YVuQJI06CcbP2TTrodJ/xZxlnd5tRBflAAPsin3MxBfnwRM1FXPOlP3DnKEWYlRx0ddkULTNGUB8JTWAFYNJ2O3zUcFElibhxbcZ0YhNTKYW0pdIGmXCZbRPLI6kIN4t5VWFXWzR4ZoYEgTrmGDwVU5MpiYXYH++Vs0+jPWtEHU5IcPbmR+PnnEUkg5cD/6rfFTrPciZh2E9VI5U+4iHv0aBGiC0J4liKKKRzQkkJImluKHpp2h5ndTtKKBRUV5y45DokmWPXU2gWyWviNmoe16sKQYS4tBuB0QQ10Kd4yrj64Lh5yrhrUAdbYJ8eNGqfNF9XQpVhlKXscYVoKTcU161GCz0ui57xVKxlKmF4iVihuVh6pK46+zZr2WeJErS3Aj9fV7qaRBqIlUw2pFT95R7FljQD1kozRh3e00watm3MRY03ZTeQkkDmwzRLOptbh1pnJUM+U0hwCSEic4q7dhrftjhfyDwppCYoeig8tGBfeqzAc7G6EkDHWV5Mw4ivRx47ZFhkAiHbqLmVlf8y3ctPDgmmUrY901JOIqd2arFYaSSeB0ph0Vi7WCi9yEiDRFEFEEB8CyuOD6s3aVNjRVOkqhpvZfOFN8oqKxRxecOsLoqZ3ZShpBp09ZhjtFY+0wU/NNWIYxcsBBk+oBMqKNOOE2RoohvB7RpBHXIUheQS6geGGcUgsMJtmaKKQEerCniV0CIvJWgjMUI4tIltRIa5F5M9YvPD27gYU9SceYJywqWDpmlRM8e+ACxsI+qonWktGUQ0hVNa/ISQqupmy3M/IjZWz8hDDtmYY2NLnPJQeTY1MEpaVkhHXZlLpqoRMtACdfq4m8zJd6rJfKqndlADJiAo9jFi4RJN2wr/JQ5CB3EwMlPBefxRnv57ZFZaLN/juz7pQFmlJTDoe+xEM3GIH+0VNo9DU7gcGhqGSkF3y5mhVhpkt9qJKP6bfUg6tFtznqVUXnHcueXqOsIlErP7HGNbjIf5eg4lmDsHrMhjXMUqLukZfc1YZimqvnOmhMyYMsizHuxGlpNnmNrbQ9MklHjEIZH1POvxVMRpt4ooRMmZhUfWmb+nNNxEiiIZl88ZZS9pi6DiKoInmSD7MEOkMJAWOdO3ElWQLwpbfFOgBZiAmkU1pFqHXlb4nKXCIJlTa/kHQNcjRekGwof4JzXlJSH9grPTJhsTIe0ESZ2Ys+AHbxmzWOtEQtKT/0ElojMqk6ZiBDzhkX/Kx1TwmLp7yD3lGWOdIVM52TYClqUqCWhuPCcfhR10pxVua0nDQVuy8j/TKhlKXFOARVObm0Mrm2UJBirNDGayxkbJlIljKcKMalwhZDxshmHFs2aeU51DFXoc7W/dFFTAwZMghVTjdmA0Ei+vYxNg0AWNq9qPu6d96rh8qgMGaK8SI8vZ1q4XMhCtfBB3ICG+Aje75GmNQosXZFBY05YQK9y+c0ZzRUwmLEOK+KmisYnyVZ1yBTUgutHF5ZmFASitCHXGHL5qJK0HKWCVdFOt4mQaQyX5CG/A9r0veSZWC0VKU292ckC+jUP1RDuyETsKYv+NYbQ3Pw02ElpuTuHfGWU12wEpYTKgwA0nllosbLOq8staFvVLyRgU49uIA+xSJ/TbFOkwbAVMfXRSe3RHSTJyw6O8myWqj+PLnhpfVmPgIiJRm4JeVUAFSQSOMXAGVXBIM4227YxQG2obWCdGY7pjsrRmHueWIfxPftK9IPjDPqVCZl0eKwtOcZViUWydwBGEdf1ynnXPstIwvcqxc7uMyrK8B93ezb044Gk/PReTOhJbQ6xg1mSP21oxRQw46siAoTltFxh0vtLLghs0sVYVWD1UkGdkNDg6FopIpGUzS3sdHc54q4zWbQa/mjhsWfwpR92f2sHLQb0jdLQmy+z/OW5sdc4Y1NSyOWMigi+xBWvAybX+2p3cAR3g2nZAAxggqNsEU+92P8ZCLhgwBDwwAS9gARqBATbgASOwAd0GpCUk2q27OPcDnaDze+TmxRHToNOn5v27xztH3f9L3dtaZx+HO2JKcAWTukpi3jTXZPPjbyL2zyP3QsDsWIG7bPnMkaIpbXxM2eWSR5kWT0cdUznpJoQ84wKb1AqZWM1Ix7LNheBzveFUUgiiawicxL9UR+6+Lalrob8LmggsjZtl4Kr1KYSn752nXL/K7ezxWw5eSDlq2e8NnN5jY1ZHvf3nYzN6ZCwYmKxUMndQBUdQAt/IV14AAQ+rf8BqyPzo/yGfUxrOx8ip7rvzKt1KOiEUmFkV49vESUpbFXYMguBX9TWzTGaZGLtnmbw1Xj0G</text:p>
      <text:p text:style-name="Standard">059wHT8KHSqaVGV6bTnewugA3y09OUPv3efCiL25FkztOjR2m3pqib2CiVRc6D41jcVJ9iEPKkrUoWucfVD883a6dubKvINJHE4sameSf3EHd4IjFNX5NO/kBjNt4kJq8z+ey+BWXcAtxyJXyE25JGEJgWB7pEoGEQdbsNqNe+t12gAVUAEC8Mn6QAMy4Mqmu77bhDA+dDdxYOzIruxxIAbN7gEXsAHKM/YJpGyGCHD1+uWDmeFXqJu0poI1d6BXRWPxnbWDYne3jMN5CY9FYf+eX67mANEuTrt2Wgi2u9OOTkGECgkafDgQYsGBcSAuJIjRIsGBBBNq0Zjw4cKFd+KYvKMl4UItFQ2eRFhRYMOZMmeqhHlQ5UGPNDHu7OjxJESQMT96hFgx4UqeGDFS5FjQ5EGUDFEWbSnwJdOUGR3SwSlypteJHUUWTThQI0+GD92m3UlyJku5ST9WZUkzqlCRLjnGnbizKMONMFuKTfkzbVqffIvKFaq1L2OpJyUKhFv14dSPZjcr9dz16lKcIxsOXCqRMuOJfSlOtUx5o0PMDcGSztuVp9kqR3Z42PVO+HDi78iIMFLlo9PXQxeqrc2w5F6rFqt2zK0XpvWDT9f/Vna7fa7OoG5Ps27ImGnp6boTa22I1vbNnhEPWr6vO2re7DunGpyKKutAA1AnhQp8qbadNtstJaaiIio1qeaL7kHCxrqrJsZum8mkBc9LLzaEslIvKwgDLE1ExHRSbzugUkItpoJY0mxB7Fh0CLraUJrttZtck8glD+P78TQi4YPJOwMlA48mmcKqbiWIlpIsSf9QU2qsLEfLD0cAOyqttqfeGqy8AT97UMeJngqsp6DuAnOyrZzsqSTV6PPqHz1zxKlAqnSwQx9BByV00EAH7aAIMt4BQIBxArWjBVO6UzA9mj4sMKicpsRgCB4meMGChNDRgIcRNgiKP9rsgmk9/zlvMhNBMDOaUsD8kiIKTFXF2nEjKs8SKUCm7rTMoJ8oBaynsMzKaiItJYSPL8Ic/CpB9PCaTy4qMXKvVfAGi09EXO9jcNu2JoSNWge9JUujFOkLkENwIdM03QP7suuii+ZDbCiOKOPp18s6HPg+fTOMDagZb0XKQx6x/Y9Xq5r0qrMln6t2OTSvlPg6sdq7818Tc5w4QQjZ+lavvCgUEFgtS1NvRB15fXdMmzSb0KIYe43LocOMYhBXgTMdeazIinW4uyOMYMOB4oYjw4sUqDhi4cbMG7E+cIW0OifMwoTN58Xm0pdBJV0T7F6jBkTR0iCP4s48mQJ0k7aa0M2xqv/14vtYbT83PPFNrAKmykebXR1LLud2w5GrN4OMDKqF23u31a2SMtKruEfGnO9/geYM3KOqnPzzLqO1mCa6B5vuy9WmTLA1ESNv/Vcxd4zKX4f0bou7ZSWM+E4qqzs3JmuNpi5kb4Eqa1XI3MV55Xvxq1jsOlHOGmjW145YZtrSXBDf6XtXeNmD9PzH1w6/xghQSPV5/31BIeWigByMeycHDuoQ1Bsl4pgVbQpDMh4pCG7DwgAUPhWqhGDABh64wAYQ95aEGexoC6Ic72JkJwEZC3bB8tZ0uEUetcGHNaAZC/PcVriK6U5YqpkVjMxVOyZtqyy8Ko/PKBQUk8ktdpj/Kdhg6MYSr92OKyQr2MNMiDkeFikn05lQmD5ktwUhqCo2MtjexgQ3t2BsTgV6z3NMlBr3GEU+Q8TT+rwzpZshr4cpcliWYqRCO2lGN3ahFOOmNZjmlc9JmknSxOz1np7Ra1jC0iH7DBSSCRnpXUAyXyMXRq3L4Idd4GpeHiUnHg2asIa7CwuJJpY5hPQGAyUggBeIsMoTlOAMRzhCFTA0sDASzEfWEwm3sPMhGDJoVfWx23WMFRGE4ZBwPHmMj+KlnYdVsVqGMSOVBkaUFAIuZF2aW75AGKav3ARjo1tYa9Z3mde1zot7AQvuRCMfNt3Nl1BZ0VGolbPdsQ08ShnX/7lSZThbteUnNDLb+mDEpK1Jhz7+Eo8IrSa0zYnnmmWBUmTaBB0JlWdNknTXeDwDGTMipS5J697PYoSzKXJrinG7CnXayR38uA4rLvKKD1k0N+LtizHECpi3RorMhKDPNV3J4R0AVSiiHkpQa+DA/YRDhiJ0AH76aIEMFFoZKmWqZHk7EIsw8ARTMbAd6HhgBM10HZQBlE2uudCsevlBs9zoSWDSFOZu4zXl2Y6tnPnL1+KoTxmVBmzioc60PAM5ZMGlJH0CYXV6prE6WmqEHDXrKIcivvDUKpK9+6lhIDarp5xJl4CjKgpbSi7/TLFvRbEcioYnHs6F6If/ySG81P93xNkgUni+ghKNciJPpCjrm2wZVyAnM5u50pZSkb0nzbz2pWoaDWA1NRBQ/6U70vV1MXHCke9YAz66ocY/V6VeLeHkOs9trkgxw5OmiIQxxaiPDkegAHwpQIFIxJKHwaObsoA2y1ta70R6keLtfpYyAE8mOsVdGHTAFVMETRecDsaaADHnOuFOdmc9k8h0vLtMVuklv98Fj7Yc490RbRd5u9Xeae9mJoNySS4IzrBWqAedOdaNigYmI9J0iK/M7G6Uy7wvTcdGlnh6TTEXoxTOhpxaIelYJ0cWcV7vlMx07keQ/iJNABeMsR//N0Ykvsxcv2af8fiRYBlKJlpldCH/HJ/Zx2QF6nahWcOdVll9UFkcQdBHYlBCcajxe+qh3icAACxKOBUQgFG9IYN51JbFXpTQU/TTzTgkcIGiaocDIbiBKA8TsV82DV6hREZLra2aUya13r6rnzgFclNZ4nJ4zEUdpnAobh6eTSA/LU9fWU6XwBys2DxzoWNFa4AviZB6iZcTrikxM4KrI3nfGcPlSlPFvGaLe2p12ADdiL2SdGeadAgycRtX1STpmSPhKiHB6JR4eBKLX77tM88ME8EWIltPPpzFrEbOamehS3w4WGIXDfJMExo4t80DMuOByDQi+vLYAAbFpMkES9FR2G5gZiA1AU6aIuvVeEGbvRHO/6TRjU4LAOcxZL2ENsFeKvmAJlzRbnJvL8++HsRdxldMDhkycEzkMAn55I6+ec3kyuvL8ivMrGF3v3uE4U25KeuOgLrq0AolEDFbpPRwbLJIPxn2JMmrwyrLkhmqZ87eKLHfxlRLMiKuZc8arfGch7ALhU1E+21Q+uSljYhUpOY4/l0ojqllFEwvPOsJ8HKJFovdG2l5hktq8NT6NMwt4khJNLtNjflCr80ju9z8F7gkzpGtSzL62AN2AA3VUESFX6AaUIFF/YNRAgg0VGUgUSnxNmyKXQkdwOKrO2zDU6DCtKYj+BAhtkMMz4ei0MmlMQsW5oeND9bb87liI665Nf/Sj13vDXPf+ThrfV9TsG0iFJ3PXZzM8DwMS48kUW1tO0S2I/XX4UzMRgaxiEOqOtIiHc36JcUxmT6Bu6QBi29yKzKDE/PAIh2TopTqqxQivbYYpt5BGbWynXayF/57IXNBNdW5kBDBuL3oEazYph/RNbYDvgDcnuTprXrprR8DLOZKK/DpEKsivQtLJIzbMGLLlKqCPDlLGvojErqBm5/5EOlpvpBJJ2h6DmjJvvQaKI4Cm+Qij48TmB0EpyCiPsQwEWr6p/FojyQjLgxEJDaykI2ym6vTQCYEqFVboaGrG4XSkdIRKPVRmDg6ixL7pGIDpD/kkQLBGIuLFlYRDHL/o7K8IZCoGJK5gykm2aAmQTez6zF56R5JixvFKb8ldBnqW7PV+iuxuBJ9QzhrmZNUkTsTpKa2+jS+0z9vQQ84jKkay5mq8r4hMTVMIae2OhdRyi7BGJI/7A6igKLFc6zqajf/iqidqqI2bMN2QJ8xgRL52ILcIxT5sYNEMbT84QAuKBT/MYVcMhrW8hxuuYOfACC22KpLG5WwQhWToIMqcJY/pB5PSx10w7/FQ0ckMRe94Q5q+aFWSx0NoRO28DUrXJw4W59hepzocLJobBV3cxOH/DmJubhK+jybkMF9+aTtmKHjQjhApMPsQy1Nsr8srEE36rGSBK11uSIidLsF/wsmYVutAqIqqkKLa4SVEfkte4uuacKuKbybnxko7FKRkhwhv7AdFgy8YIo8FwylQUobLEkXcurFIzpAXcSQiGK861lEI9E8iTKNupmTnSsWOvktIhoeksEgu/mt/6gbyKOnLZFCJAO1mHsPgPyLOeq23jM1ZtuKtjoiqwEwvzyeKOkgkjkXW8MagOKMr4sp5kBEYdynKDRF/UJMQHS02iBAb3uWpDOfywHNwqElYlxGwGOT2CqedbKUjZOWadkvvyPBX0RMLHI7yuCmIvqWZbIm9qsyALSbyijMYsQzgDmgieHECPSKaKuQ8ytOi3oSmjyMslHGhstHTlTDZrOuO/+pv6i8rsh4MTbMHS66Pkf6QIWZu6QMzo7Ckp1An1C7s474s/mJvderH6XKnwJwKvyEKlMwCIrsFnuBK+lQgiFAADVwg35AgQdQgSE4AeS7gztQvg3QAgiYAS/wACJwgiAYgwF9kHWpzJbLHXdqE36pwBRETUgMoXTzMYDykd/pHL6IG/XiLfdLDUxBu4RinPDrt8W4vm+zkZNUUcTaySOTOpCjtldUSLhDkigdL0pjoQTcPDiJGTUBOcdkHMI6m8BLyYw7uOvRJGX7HEDSLw/MR2cLQBDRTSIMoLr7RTCCEK6pD/I7uGZRpCnKLtMrvdFBjxb9HN0yw3CZKYnkxe//4LrCiBnuNMTwEKB+ASVDtSq1sD9qCxrDZBa0NDG0Eh1dS0JckR67KrVPlRscoRUtwpoYI4uldEu7k41iNEjdsTApcaTkQc4MVM0yRDuyoLTfadXCkcTpi6I6qRWyKsmLREDHaT/JYVJTNKfp2asAHNP0AyLKCkEgRS9TKyEP6pXPMA1TPToX4jtfJY1UHTbZ2ZHL+UC4PEvcSRvnyjUGwbKeFDGFOTvT4UVGxcH+C8HQcKdRNBo8Mj3OaZt+WtfuszykBKYyOYpDTNO2AKpaaaQ78ClmMxIqcR9D6YADWANC4YKkEg7bq4AOWAM7QNlB8Z84YMCmCMYeWw8mQIA9/yCCN2CHN3iDCQiCKYDHTHugU3mCE9iDdbjZN8iDEVgCHMCkh1yzxSmtDHmYtfTLkYxEeipBdJo5Od1MUCrEOwUMa+pDZx2fGzFNtRFIlx3C8lMZJkGSrMi1sfnHMlk13QGoqVwbG4Fa/WtWXlkXiAQQNgLXLdUN1KPL9SC37+wh08FbQCQ4ZLOQniSjfOIQrQOaX5SYGkLAECPLjfuoM+UvpKRFrfM6Ti21YAu4ufPAQWVKvJO/7JMYdjq1JCQ/GeUQSbuoXnLDwX3Xzgmhh1zBgKInr6QVyg1b2JonPsmrrKye+bA4v33DOxJImCkarelc5mAw5KEsbRqlpzOdwP9SI+OxkPWcTKJ7OMQEVOy5rYE6y1kUPF7UTmHdi8FpUaERmR1FzuYwMD1aERCzkofNHrxRn9qCS8bTyn1aw+/9N6Fgo789LTbprJs6ugR0zIwzvBeZKc1Yi5TkEjCypwEy01V8SwsWYN7BEM39jFp5m8Y1VI1RrfUiODRZKNtEzzRqzf/QMP9tmLpj3hX6tjiYzwsMXKEyqjo4gAoAgHBEWTsgNDJg4neogAZ4qteLqhqjvgpLSJBgghV4Azd40ARIgAA4ATXwADVAvpVzIFMRgRNwgihIAxjQgBMY41NRhSygg3X8I+yyFpuYxNe8pKM8HRmhFm6jTOshMf/lqCb/8rgNDJ8L1KygkkuXDbtee5Emwk0+Msd+PFfqqt2ruTupbDqkexGQZLE54zFbRJc8XMO+cT9OqsDWLMGYkUnapKsT3am8gqInqZ78Gk7M8iN+xNiWySEVfDtbucoHpKwo3ZfUDA2LoyRlUUJ0VBwucsnpUs+acNxZTlZ4mtVcB<text:soft-page-break/>DvNxC2JQzYr679rPAvJW0VgRiOMpTKKtZqMmk5EOszsocubUc3sw8rj/C9IvNup2KLY8ivDVabFw5ysZKhcqkqWCgzx0TbKNei+ObwEe7Y4yriH/LWTKSOsFCj5JcDbsVTaYrX6mDxeViT/jT9mPB3RtNOBxNTwKh9d3MhMBuk2/8qOJnNZp8Bb5tkb6Uq3zVGit/HNbxZUah62T7LftFO3Gsk5HwJoAJM0JnFlCUYvC4MPm2EZIzPWa13NXjNFNWM/h4UdPK0UvvUp+cjThNhYfSjiRdGfj529Jr69kwXQ/mG0lx5GjlsXOnABYPAAnVUBSVhHLUiCGciDPKBQLXCgfxjsEDAALTAWJbiBvZaAAahjlg1rTvKa480xW60kVYvc4W1TjiStxIrVNNq1HZS1M/LLhWsYqZXe9joivAqyTlrbX2reu1GxLj1l3CDfda1bNwVfHysd0G3Cd8miM2mpuk0bdoyc9/gVVdQ+DQtXrsAi1NbWGWPXwfJJ3IkwBv8eLTNqyq7bK/HlrE+8P+ZUI5Np5uk5nsFZnkVKR4edGJzimC18YY/K2OIEmBcFpsAEQeAGOgNTEQ3uQWo6YRyxxgsyR+Dty2bskaGIT/I2kbXYCOnRjheuSDXEk9yQOdsC6Totq/t+1CXcQIk7OOhuO+Opl6h72wbJ50teXOuy8B2jJulyMObqrHhtoudsOKN8THkeWCWp0kD+I2di3FsONf3ibxSxHHrVqzMZy71VzxgKbX2eas+dLVsiH5dmbnQqEtHxnsm15q4es4HELNaGGBr2pqNR6AsnEtydNCokTF+lW3a2jxXvIgIKp/GMKauEniYZnPmUPCy/g2wUlA7/+IFv1J9EIY61TtnX0z15Ps5KNPKCgIEwjoIB8Ot2EFAtWAAtRj6FAKt/eAMUwFCgiAMXCIBNEwMA2ifzWJ1DHKgxPDxjbNPd1L/55pDfoyCH3L+9DaTqi02j/j0Ki7B2ojsmXB0QzAo720k6xGlJj6JAtahhHSzKajtkVEhp3jsm+5BgAUkqb8+SUa8tSctb446KHujeLPfSA8Slm5MuuXFtiQ2beFTzq7c3WRKc26+LCnMBotdW5LrDs2o2+/XT7Kc+xytdDhOaGr7Q1hXFq7KRSRfARUxKjhnnzh6L6h5++fWF1XF4nnZkavXQrbgVqfZRHGQpgTRnZXdDUtum/wZkUSppycxzMjH48cixbkfhI9mUZwOjbpfyOEtuI+GyBKmyI/s7SsHKGzlCKn/G5sbCd8L27oI7GFWV+OuhCZerpnXvNszjca7qFgI3fSbMEmmuHcot02aXV5OmBrM5yjC8SbKK1fOeAYOw7xJKVJwb6nq6NqG8ykO15dpBiroxHRecqCPBbfUiEdtRbl3gBHevGa/RtacQlPAp8AXMg3AfOwhZ/iSDHJAFJl4UMvDPJI5rfSDH8QSnFFVpTZuAJVCFk3AQOkAHKdhrr9K0eBCCD8AEixCDgnjHCXgAOEis38GtuTM6nSxonsyNovHgJREcD6kLzvRX7SLtM0wQjP+N9fy7YLoFHc5r6NkRRv+6xcJEy9hN+EbG4FXJsqyBbkP+Hh3r3aezxUN8dx9D75TMV8TBVx6zcoBop6VdnHYC6bRDeIegwYV0tCxcWHAgwYgFGba7A7FgnIUHEwpkqNGjQYwUM2bsiBEkQoQbtai8EwcmSJkCSUqk2HHnQJkjUxp86LAhSJUVURZ0idCgTo8bJTItCTHkyIkLByo0eFHjRS0utUacSpDiULE3ieZMGdbmWZ5A1T7tSFZgTJoIk97c6XHp3ZIT/UYNGpjhS8FeG+oFKnYix6kXx9osrDXjwJlg/5bMW7Po1K9vaRKtaBfwVaNkOYIsqtqo3KseHzv//ojaqcqHgo8SRT1xqU+GBaHiDYmy59OSkVX/ZHz27e2eWp9WZuuc8OOEcQUrZP0S6mLDKL+jHBrR+HDCFqUz7e3ztHXucNm2ZTn8olXzRw9zVitVqsSrIqMDhpR8J1VGWUOHLcVUX7iJlFp7gdl0UYKaWebaY0pNhuBqGfJGHn2I9TZdZRRll1leG31n2VioOYbiciFZ9ttzKGXXFFhIncaWSyE2OBZz/wAJmVT0RaSDHfroY8caHOTwjpNA/uPkOz90gKSVRyaJZAumOKeTfD7VlmE7LgTgQQgGZNGQRBgMwcMEL1gwzx0Y2ODBBJWoosVJGcGAQDxC4DCPhyYy/1cTbI3xl5iOhPYVVlbjFXfVgiQhJtJOooUmYWcO7jZcTv0J2NSmmalUIIHPpUVoTPYBlaBQDuI33k+3+XgUZnLdqCJU/n0FX2Y0mUXYYIeNyl94kMUYInw4FVifSvUJiRtNsgZLV2mkplcqqpQRSeKvZTHU0lTFAYtqV+n1OBOktqo2lUwnuWcSpX/Bhqm66CqYUnSwDdVSuBgtGlVrW6XWG1OaWuRhb7q96FuiJjoFH2aGsRbacsf5GPFZYG666HoJgyQWetG2dix57soIYmyyZgsmqJM1rJh4smlEFFYr39grvgauaxu74y616oFjZbUVid7WN1Rgv7U4Xl7vpv92IVUOQvUgmMIRq5+My059V8chQywsRkJ/KljNAs7k1qH/Mjae10T5i623hILsJYrawgip0nXvha+K/pZ4I1fD7WitcEdlV/OCLROc4LhsQV3Rs+4ebfCmpkGOruOebuxwrI+rqFri5XUa69gs671VV/2tGtZRqcKNboEg3+aeQsBy5xOUJCmKmZFW6rNkk+9A6WQFAiCJJfDJtyBDo7gKLNy9DmnhQiBmjkF9SWy6CedC6ADCwwXFyBtHHCAg0I8EA8g0z9bE8ga9Va0nFr2B7RGMGmCdTob5v7aVKjKvuVZVCLWd0+WPQGE624Vc9Kgvpeg8JWNRhCiFn2+ZhmH/wSmOzsAFtoTN7y02qUqkLvMTwBXsXBopEWhwcjhXEeYua7nR66BlmqzQBDXi8thHFma2ioFLgJciGElsJCEaHatjBGMQRzR2lqCFp0JIHErpymKwTFUQiPfzIUWmU6mVHeY1+Zqb1apjtOpghTJK2+HTZPQQr0HOXfLBTZj495iZ2TFy39HJuMYGMMA4Tj109E0aMXQo9KzuQxcMzFKItcaPfIZWSANPtu5nq7vdjS5UmwwV+6ZJ22SFkwVKENQSRhYNxSZURjEOESukv8JUbSUQBBuyulhBeQlLdRx7UOEKpElPpnF63ynLo2xZsbnoETpZCdp2ZrPAYebMQHhp/2AiccOXKJ4qW76MpU1gWLjQZUZSsHLPCiUnMKeFJEHBwdaEjKiZxZVIhg77SVrWqT3SARI8YgygJlfErrMFrFm+8c/W1NWVvtyufMTZGmkKZiIobYaPsvqdHSoaPCYRD0jvAIAA1pClLB0JS3bwhhKeRZVnXlFF50PAG4IwAHXKhHtvssBC6FSBC6ShmyWhAxNYur47WGSb+7FUKvsp0QCuE1f3go5rbhQbvnRxj5lzlhhjZ7pVHa2GlMIIDpk1o3P5yDPnWh1QaFPOfC0Oq+h00VyUg8RKyaioYhFqjGC1kmxWU5FBNSePSikyX66yjzIKrDrDYxZ4Sa+IZuPj0P+claLO5bCcA7xfV5xJGsvYRlm2gk9xhOTWw4nsj5pq1NTSKU3v8FIxvdLUSqbHGl55SY11+Y1BnWISsTkIR+FsEMOw1p+oGgxDwHUQKeWCl1DWZS2YXYyLPEs5U3LyQS3Tj+Z2aqjSxvJeUekNDJc1mriNxjEuHKHJ2uWf3Extq4hLbyXnA6LqCIiAAsIQt+JjIY8IsCaS+aXZwMPCsjHUdcai2+t6yCBSZghRKWtbbgdGTpPe1ViBPW9lw7qnJk7NRUrbI8yEmjijjKeawwQNzt7FMYlVMJPhJJdoigtQBPXRX5Fz2inPe7gHecmNmXmbvvRr4nzhBaAYpmdp8dL/k/k1dTGuG+yLbIvUx15rgoiJyx0gOkrwPGYLH7WS8KCUAw54VHnLw9KWkgZWo6onKSxYgRrWR4e9cW8EcJITnTxwgQ0kxHyp6dMEgvCBSZVKLxPEL2WWSV1atddphUUOJJdTUHO6d8NP1GR3tFW/3KbRkVJB6L8gNTq</text:p>
      <text:p text:style-name="Standard">rimdyOKrqFZ/7SXNBzqQzAw0kgXYftvQOLVSJVBjD1NkZ/tEzk9wnDz/CacXlq2+DQ9gQwYVCG4EwxIR7bBhhhqlT03rTF3uMK6OyWvQgGIcovNR8mvqwyExIx4gO0Agd67ZQ0XCVPlwboYkUE/oNEHdwiSvnOMjIHrNKPphZrXAsCKsP/7HSLyKTMnBghsemQPgv/lL40i736tdeikCeMTG9hRPK1OzLVP5caieNO+lO9RKujUaRgNsIE165ty20iW+++qcZGKHl3RrnH2+/w8zGGPma/jp5DP1Ss3vxRJDUEg2pswaY5poaheQV9HvoN+WmPks6kfPazsWj8aWV7XPKUfZp40UjW+6WmLKEIr6BAl9pCa6uJWpiYnyGHU8ZrYNL/COD+pjfgw3UPqDS7m2YCRz56vTkr/3irk57IjG1A6LrCbZYfvfRIwmPDDkoQpVECtLlkdQU3BQ07aKjBTG4gAHrCMEYBPUcOtCpexZISOpHsIEqaCULM8nCAk4wgQfAQf9Q2k2j9IQVGWqDdvH4a+zI7xkhELGK5/HBIaqTlnexNHJbvq5dz21WHqIJPGT5+9V1xavbOeomYqaZcmOR3WiyT5aWWOO0LIHfb2oP+7p3vPTPe2Zt7ju5vWONIoFnN1TkoxneXUuwkQrK1J+6/QrnkV9cTdaEYIwVic0q7cxhGEXQLMxJwFCLoEttLRXnMM2M8FdCAd1deZoqJRkI1pXKmd1uCV5qLFpnEdFT7VaNyAxncFGalVN9FA3vWN8J9dF2UZKp2RbIuEwQopxpGUvc1OCHcNfRFV7noM5bnNmjTeAtGc0AAR/b5Y519U+o5Q3LzYSrPA4r7RW9yNrFncX/KendsaQfWAWSpQCUmBSRgvXI63hYyODXEHnOfuDNSUzMV02WqtXKhpXSbsFfFLlMW/XNu6XF2pXGuf2F0gzRiLiQzyQHEnXJenSX/BjWGi6NWsDXBfnSCr4ThTTNEd1GbZUHFfUeFpKfKaUfqzGIZ53UaelYHp4bREmNyy2EkYgZlghPBXRASG1Z8nxU8yTZ5gBhs2kFmdjZBoiBVtyFM85URqBDnbwJHLxLR9yBEkiBnSyBKqjOgekHLGJiv+RTrhyabOQG6HwhfWnG2XQac/ydB56UF27VkR1Z3/AcbeGE0OAQUsUSc2DW91lNy0WTcwQZ2ARHHAGHBqJjKM1V/yIqC7dJxrqkIcawI0FJ1UG1y6PEoCBVyHU0WyHpy3EYWoHxXKnJWARSiksEnYnMjetc0/uRnPoRnbbskEfeX5f0l8/sSCuRF770BYat16oZXA2SZGHtzRGdGyTC3LKtUy3iYWvFBhOm04jsFnqhlxwpknGkkh82W0ECnORcTVJQoMOwXcaA1mQIhVGOE4TNjYbFh7GwlU6ppamQFbmkSg6qxqhpUspQj7cByH2cZFseCwXx3YRYoErJUUWCFtMtXGIGpqmAyqYEE3js2lUK3QThR0EOpHiRFZE1oWnViAQR2c3EFzKFDoIZGVJd3Z5YB5F84tRghvf1kyT2oBxdBv97EAwG/ovBRZV1ZZKyCd49paEStmQjWciAOVoeSt/F0RZbshHvwdJKbCFWrRbKvNyixIZA4Z1BWBlJ3A5OOB4xVpSSNMABEOOVFCOSeIMMTOcj6hunvAQGPIEXeACgZIHuzUTt5UE1zokN/EMekN4daQH6vMGBkobngWALOYyA9KQToYhJ4ldhOhTekCH8lQyaJQuMbBO31Yq1qOJ0wox2OIUy3gp52uXUxYdzIGdBBsUPqprdrIsQ/UeIVZUfQpJFdhhnGczx8VxNbkogGRleHtqszAZ1HJ2EQoulYN2g1AoADdLp8eEJ7ZTdBRyGRI7+YNyJ8eHbVZVdWZewBRz/3tzRjVHpOX2mxhxhbHVaJnkfWS3W/r3GzAUf3EnV2wmJ9wkS6BxhmqHIQ7hRYdaHHC1IQf0YumTOqyjWzhjWDMGoFtbGnogR9DEkUmZgXzSTNd1Wfs1Mx1mXjqUpNiGFrCgHcJqlbW5SmBRlRpqITrbXWxESraAQEG5XXT0mrb5caDxirVUSPzFWQ6mRE4ahs9Vlhb3fvDxW9MAlyQyOyrRcaEUdIurFBVkIXzKaDwnOICoVrM3jkR3Ip7iFf/zYcc3Rnn6obcUO2qlfF1kg8gXZB45mBOIY/8mmum3fS7xb9HQIk1VKWiwdZInTUCjeoaJiO/jimAVPkqQn8Pzi/zHKgKA0y6PK48VpBBPMADvcHg7QQTRqQU/lQYDCiUHgpwd4ABGsTxVMhA/MQIDinpwoTLeqx7R0pyq2SnBq5kDRmzop2Rw5x+YMGYjBHaoGHyNK6WH9GIDE0ls21Vd4BvtB4KqwCPKxqFuu5qvl3ZOmkgq51iWa62YQ4ioRbXdI00A2msV4y1E1yM8pUQHJHOuYq61pX1MV3tmU5yqhodFclmgMlhgN5v00l8/VBR+izD7WTxOZCnPa4S0p59M4WyMx05fC5sr5zZ2KUfRNkbXsakTyLN5N7rh2YWBcGcZxSmINlY3pzPP0m36wmisiqBkdZ/e9DcDJJbt2jX1wav84TUxwSKDJPKGZAVhkllaPceTlaCVB4lJpLkcwHVZh1ZgLiikSiqLUVSXmQkhaAuuxcCqiDJ++vM2EAAzRRk2o8ciC5O0wVapDim3EgUWMQW5XSQ5zXSZMVWuqxqpsmog8BcjiSIaw6u77Tdp59WOPkpo6XqgBAdndwtxkPueXygdMvW+DzE5ccWqomYUe6kfRtBp5dYjFdSJ5nVK4Ha6sYRjZ3kQVAEkIoaj5gIEetKd7Ls+WRawd6ABEABVlXQcttSDqPQEPxMMEiMADpAAUrIAXjEAMqB4d0ME21IkaOIEHoEAZJEACBEAM5MEb/JR5wEYjoVFc3ZDFhM5EFqT//JYuDGpgj0LuksHcZ3lOaZ4KTDanQdkcPg0uu4gQP1UK6hrOqJihpt3p2abiZEFFiQxmtbZWBHlv2lDvs41G4TKZOMUPJtEgSLbjZkRYaGDo/U3M1UYNZSmGHNKLZJEoEbaVeMHpcaoOi8Eh1dalWHobcmXXf3RYhjIqnWLsIUYQKL6MV4pfhNiIyzEy1nRiOVYXaAiNhiAXexzm4iWGFgYce8RF8obFBjkKBVsOCG5S4BrpD3HrqAStdRTYq6ShXIRvhklZ8Xqu0mjaqpIT/42ROLmfhqRMinwmot5Wj2glDPHpPV9q5jqb0zjL6zodJ9XzriiKWA4ibpHRd24f/zGL3B/Hzs9RzZmx1S7DxxsOlaOyhL3BjzjnTeHKFouKa0oekWN5iw9xXUnKasXiTxHmjUvLo8PZ3SuVaVYaJlbREO1olwTSaBep1ZmRKENekllSGwy24/ts1nLQAZDsDQ1lxB3IQA2AVAwrz1W7J5bUQRNcUEFjqkQShCkowQ+7wRuYtQeoQQy8ACCcgBM8gAUgxDVKcQDMAFqXtQe4QZuxD1c2l7ZBWXAOapEicJT6IxcybeMAYBv31329x4sgWbrys9NITDkyzfluETL7bRul3yfbbYMZzi2NbxqyJZ4WINw1DXs9EAEmdPb9V/ENFm8umGXyHdH1UGNYNrZiYv+5ShHJaVeoOl8XlzYkkVauYinE8F0aUXRsZQ53zemQXHbhLBY752R++a8Ngg0cGdWMHB/DhV2PFQ49LdDWjbGIngeI+srBnNthytJ5QffJpbQUzZ8p0Ru4VpKLbYYl5lBpBxdiDoy0far9IEuVVs1wxx3b8DcX6izMgZDnhdJQLm0+dhPTxpxlDgjFgUwGIvgm2uGMAnNlt22j6Qozel7FAXVVFs2kBpFJeeWkfRijImKtJOzgVMXVaM31vZz2KmGEZl/tVAdY/5KXEi29SdGL3a1KgWX5+PcmfdP/EaDWOiVmrBv34pvy7TJ1aI/3kjPG0VdL8siS7tzFyRHOEMj/n8JFgTFyHy6ICv+D9Khmb8heE1C1mNGwDBdjRYEBBniSP80Xj9aGRmSBKWisF+SBGoxAEIyBTMFJHIhBnd2ZEgzBCbyBGwjxEuAAfmzvPVVMUN6PMn4qgKiig45RRD2MKGuWY4ZbA5tlBudpj44ScdiYQib5I3NOzOXvb82oYFQtHJNHn2K02aHqjCtZysTrV/5Pk84T3znWD91fF5rfVl1rdH34LpZbP20SFvELk0ZlwcHgj3FwJX0muZnzC50uSJJQKMtShqQZrufG2WD2Oo7qPfpPtNiXMYMqZoqLj+irH9Wmss3MvO1HLnfWzAEn3ELgIDFlg2gu5Joo5SDY/0ecyjgWLYdF4qq63fAxdkKjEyFPy5iTqiaX92n+TUd2uYsfXWFl1nTC49qGi/+NKSUBHLvjorgGy1wlbLGCK0UzLiuiN8vVWr/7isyJDSIlWyT9qKjtW2PXV8uzEts6cGgxZphbuPEm0gGm+xOVOEUbDFlG15AbFHKbTnFpRlvFL4g/8O69l0ThHWJx8AULCTdN2mUQ5R4Pa+uMKKy5yDSpIBRVcGlRIpZdkUM09T88E2vLBB3AuUVFrDEqPkh1ARh83mdQiwQurSwNRBdpQRZ4xUC4Txy4BE2IwR3IXg6LgRjQAc2lMekI2b15c7FukITKMgJiLXhBnbjf99KXt//FYK1gr1OYu9y2vf0sxWOnJBJ3FmbZXKIxrQe0sL1bJTeh6POuwDqRhZyJb8zf2tf4JWlvc6KG2NbaSxPlDI2xLCoFyvgIk2E52uysYLPciBOPR/7hhEmZKhC4Qy6V8SaJzT6wGVqFdnQhaiRAxLkTp53AdgfptEt4cGBBLQfjPGx3p2BFiwcxKpyI8Y4WghS1UBwY0iBJjwdDOqwo8WPEgRQrJnwIU0vChBRvTiTY7uFHlhg/8jSIciTNkQh1NsRIkmfDnRpPLkxqkKLLmEtbijRIkKXEl0AhKoUKsSJBgREV/oRpU6dQnhu5OpXIEibOty53SsyZ0ixPmTCbvs3/KDWlxps7RXolW3OiScONQTZ8iRZx3IJFCeaUqbNnxsJU9aq0nJPrxpNkBZd+mfK0SI1B93J065ezVqCu2UoE67FqWruMZ2oEPFer07dFFy8ELNuhXdm6T/NlCDqobtKQTcOtWBfs9ON5q9r1CRgxUvGBh54Vu9E1VcOdtxPfTjZyy6VGX3O0/PWrw/1oXZsOJIbagiil4ubLTDj6CuupoYcw+eefla46kMA7xJBBhiY2lMGED0EMUUQTZLAwrL6eos2qBZlyDSQ6Aswoo5fmkRGpG6k6a8HXUmKrKbQMnE/A+bqi6TKzChMMqa1w+w663nrTqyeTAhSrQeHM4q+x/6U2SiiuvJLrTqkevQssyqEsynG9+bw0CrySgpoMs6qY+tHA3iIqzz7ptJtpp62yw+uo5oICEqkkpxTLKrrI0lFBtgrVCKXLrnpqoc46o7Os1ShVUDrlgAQTwC61Q2kzg3LqKLEy0fyJK83S7Oii3QAbc8aLfuOuztCCs+vBxFxjjI46BTqJJi8DC0u2r9zLra4/WctPqklRUzU9nCxE61Ifwyuvq+nq1FWpVSVN7TNZTQ1UsGF9LVDQLeFN6sBoAWNXJWrZa4vMfHMr0ERSYcKLvRavavO9dJ/6iak9nbMoSrAUXTZTi5JE6SnJSGUsPQdluw5Tp5okaTVbs2wLSP9ZQ5U3zmuDRK40/To6rFbdVkR2UpnL0s1aAmHDqE3g3FvJOLaKq65RuCZjtFHe4pRSuF3HnIxLlGNiraR7nXOaKIGju0ixaFFl6KG/FDxO2sVM+8trrFzs68wHzaPMzJXARHdAZTvqK7aGqpBQ1eyU0rGiLOIoPCJTaqJD8cUZX7ymwqSKDCrlfF5Kqqd2WijzBSOWDM3NQALzLrNtLHdk7Yal+MUFszL7wcOuvLSyjsNyUOQLO52tMc3JExuoTAFVbDz3wvvxwBTJRi3Jmz67DyojfQdVLI8nHU676RF10djmKI0avLc03xHmjVzX8dMdsQ24P+bFhl5sn+ImSv7/bfONsl3Sg5M08vL+vg7zmW5HvtKg6CoEGhuWJLeYhhWNSrUDmOAcYx9tjU9gs/FTWVYyLef1KXJX6Q2yvnUv1LVPWb6b3PN0N5aMWGVcMjqJ8DjHPbgwRTkn2dwB+4MmOZEFVt2Bz9+4xKRirTBWBaRdbvqCnt/Nyn5/yk+R9INBKCnpYUkBl5bwYx/wSad/Svzbwp5GIN6xkDajsxOdAlTBJ+VLXcmy0Q6ht69m0axPDkTffc5SJy5dxlifM6CPGIWbiY3KOqm5kVv+VizovWx1aoPbheaSKv10RoOtYUz8xMY7NuKIc6Fa4FDqBTDagOxIyymZv5aEPy2hiUhs/7kUrsxGmK9MTCteUVOFUDWXptEHNhJq1BSlEj6IlY6Y5AtYi0ZVmzdVroHVU9ILrUipRAGoZL7KUSmBE56fEGlgxvFMvOB0SEDJEnBcC6WMCBhLZTKTeUpRG2EQaLYU5Sl6RIyZkqyosUGV7HZfekzqZhec1AlNPR70FrZuAyhuLkcl/XGn834ik1cqKInnwldfChnE0DgRdhhriWJIWZrLuWVfFvsgj64oGDAmrJ1WsZlb7HU6IAJtkcHxVBMxZUxlYRRtDh2iG3+qw2Ypa16hFJbFILM5NAGIOMRjzwR1WcJifXQ5C+khmeyFq6jc7jfks2EoV7QuA7bwY+mai/8d12WhvQTunlUsJXZ4Z8tLKmmt1bTQPXljzKtZyzbmk9yicsm9iCWJKyWzzCgdmETvHUl+dxkUCk8ZtktOsZqWm0rO2lQSZElUUjQ74GGcpxpFco99KqRMf8hHG5nZcmuTYuVjosocq2Tpp6fbnbvsWZJZpuhhv6HtcCjaq63xB3N3s5M4p0lCM3KqtZ057GnSk51pZXN0fqqVyXZFoYIecGpPk4n5rPin9szmkYbiS8BE6bYVzSRC/9gbScv1FsQNCFkERJFWViYYUnKEYGpDmsYeUzTwifW6vntZ3ZSkRY4xa6XLKlZ9XbYq5sqKWYxNrf3SpbZ+UnE7L/PaQzP/ucfg5oozF2FfZZJ2I+4gp7OUMqCMYFdHfqEzWmnB4JCgSMOCfcZ2bWEWiVlGYTOVbZSLktqP2jUeeLEyOBe0JO4O9ZXL3fNGOlPhP+W3s2rBkjGmJKJ4paolFxfoutdB1oDq81fHEthT0nwihY7Sm025MbxCUul1UDtARNLONl68iF+dqCJqgebM3SnuBOl7q1LqWZYKUh+KQTOVwfKwcn8OTE7MqBq5HnOWOwUuBsuDVCAJE2swxJiL+Ucxtd00ULYZqfoGZh4T/th0P+2e0GSoOsvYsHm9qlilTWO9jpYLMQDmk8MsPa5r0iUq37RUFAFmu82Ikl2OhiSlV5g3/8/MsrQKVdOobBYjhHSZdEiyFUEf3Z9LcjWxJ6pP5faXZrvycXXDvRGsLAXNGGnplcSucHdSC09yUdM2WMTSbbZ52GvtpG8Tyqu13dS+sploOQxd4mWNl5+LW9jK0ElRkhpGURvfUmSOBjm5X1YYYEHFw1WytOiEyTE/2S4rRD7vzabS42gf+byt2S53/CnGEt9adF6Vi5AI3tqszPWCpKLQuHOobGAVl3XQQ1fl0ng37vLMsfDZEx7RW7zy9NtsrirxSCCMdcfSs2Y0rvhoRo7JjLrNN/PR9ki7LLJ5jdnWeR0bxwQGpmnreKnF66oGJVe8LNcZStlyd3Tac7tX3v9NPZLnoGsl3to+Z8+N95ObnYraeTCbNSh8Ds16/C7noz2dr2E8O5n41OzWg5g+BXovuxOfJ4MjeUFjbDrH6K1YlY8ZT119GdkapLfqfjRIllWW5qyL6sR0ME4+xq5FOHvBcfrbhe++UHUQeluV6xn2LybacVOnKezLyJunEfGDqv/3KT+msRWKNcUKFBhes5iX8qpVLpfjStLlkICPRcgj4rQmvpIPvZ4NboqtZc7o+rwkhDoNOZrsnaoGKSawk+7irESjutBstHoOXLqEDiQkmAxJYCxOfgorb7TtqJBjuhoGA8nETaQmbNJHqdZIPiRl1Fzol9zvTSosiUblBt3/4kuKaihqMOic42qqB1DEjsNQMOFoR7+ergcLcDUSppa4B/YEZ25wyGtqKGLKaNw6rOR0o/NyymF4LIpA64RAsMO8J6/2DYUkzbJ6a+jkxFH4QzFc7K/QpaBw55GqLUouRfXG6k7kBeouCmXy54AIC51cjLoEEQoba7Q6CNPO6sSQ6pCG5buUh/6QZIPACICsDgtTC+5MjpgSpQcTI4k0UbAeZUmOjt5iKD+UqoyshtYiIvt46Un8iFBYo13ar/+ahwURZJvi8F2ejLEqytxG0ZQcJGHwBeTgbou27QiVrYwGJNV+hYjW6vvC7qmoTBdZUKV4Rmcm6ANHzkXsEPrQ/+yZHk3HvMPn4ivcWC9fxq6AGAV+cM2/jmp+SMVZhgyRLgZRKmcV++TnOkuT2gNK+g4cDcndSsZHyoXcgONEZGiuZtBJ9mu01A3HGgLTtgKKMEzKxKr0dARUqkeuZANaBjHAeg9pZoVJqgy9FMKXbMz/nkM9BKVnbiO1YEi1tkxhFGXrNujzcgerKOUNsyxzLA8ip89GdCuaeAsMgQ41OI74POzmQOtrase3LlGmHKMp7e6nNLFzyqj6cufCwsbm0kY7WMrpJox0xDFLZM+KtO0/PLDtZA2E8OPUjpApbMqCLKx89KsrN0goQCY0UNEJCYW8lqog82N1ymZFqA7eav/tpIBuZHoRXlCQGoeI04isoeSGYzQR/ILNDPkseGrjDgWnrwrGNE/qGJXIN/Ioz86RjShJKL3qkOZmoBImGr1oeUrID2GN6AZywBaMJg9syMJvYQRshoYEjiQlD++u7BAE1ubRNpZwDyNTzlBrh4KGNnhMsuBPgPpwp65w1egomuKJHMfiPIajOArJuVJjLdSzInnkWfhrPxoqMvkkaZCEOjYoxrpxOk8K5/bJA42jAYkEoxCUbeJjPV6KJemmPn0wN16pna6ML+6TdRzGCdErmMrKwuoC+ESl5IAN54Tr1Y4to6Rrj2zsyDJR5s4jiaoL/wxvrmAOb0KivcYv2+j/bijxZdUIJc4uMthaR9my5Z7gcTXnZguvMCC/5+KaTIRswjFqcTW+q/g4TspsKVeE8AtDxQuZK9UA88tgJg21LSinMcQIpsWCjGk8EDRfAye7yOoGaCQfj0oJkGL4xxJxBs7O9PvSBOckSYLmpgLNp+aGCwfzooO4a0o2adhkLTpI8sVMQwnxQ5rGhOzKMjsydNCqqrmmrneOB+yu56lQw9oc5c0wTqXGCycp8IW051ZU4ztYpNGyEcX2hTALKhBv8Hb+LnDUTpIgUomuRpO+NK/QoxUNJTlz6huRVC1MpwPrsc/QUYTo8MbAqorUqLPEE22+CVG9Aj6Yjj3Jbc7G/zFT4emGVnNLW/VaTat2Au0LUebfNFBiEARIkBJEmWOytsc4Iu+6kDAmkareplUOm68x/DHGqvPg+MWzQqdJpCqAKug1pdTIlPANrec6ia1lCgo2/LBg8/OEIGdZcM1O5HV1cDLjOMs7MAqhNqetis3mxNSHSPM55GwYeU97atGS0mzAZqPhMKiZpKMkp5JeyTW19KXOJopaWKzoBmxZw2deyMkikzDKLmuo3igsh84Tt0S3lDAdtfK2svF4GOq1/McK6aeLxGqgMOM4Va93hNA8meifZI5Lkke7YAs+Zw5OrSpdZ0k2mW03mFTouHA0gjVIRtNl76UknS5dK0kRWf+SI4OGtqyMTjF2lJrtS9nTYM5oZY/Mt8g0wyZJP7nu42TmIEkmWm2xxnbVbhQKyWIVLS9NH1sXeAiG9va1XwWkmgzl2QKVn1h29AREj6LqtEzNpOSnHy2r+soM1yR1N4FpyfSFeKhJ11DSLggDNOTiFDEtqc7xBRlotb7nzMKlywCWAYMF1/xOq/aCJUmNDTcHO+IGbCSnQUhXSlgMgIjwVr6ywrhwugClacwNX9kIWZnmIWVNSS1WD+V1eDGvqSzVtqJree</text:p>
      <text:p text:style-name="Standard">Hz1hjrbRY4vjbYEFPROu5KxCrmdTo1cLcs5Tbwx74nUubP+1j3G4Eo1QKNj9zsyBLzhoFIcq9Jf5b/qLBwJ1WUzxjXx5cSaFmjJXxSBNjqqx1b7G7qykJvi2h4CxjxJKGsZAhJ0JuS5dmOytaQLXLO6mqozmDSR+O8VCMjtecuZxjDaWRVwiJVzBbLqNqqRnJGqpum6lylUoeeUutEeIF28tV0lI1rkFdcjQQxr34wR+1ipGxWjtOq5XbbeFO/MWorJPcq1X8ck6gUrbbS8KVOCRiBrVDETUn71FiYshrDDQftLijR88amraWoFl6+cTjNd8a47kQ3dt2GDiF3Dqq+90QiCBCLjq+cKjQdEdZuViBfcjDhRmqgw+ngZJEWsSAv5qBE85kEl0prDjps5i1psv16J8R0jetq/09q+rdJI2U6jWja9I95vMVdHkk/WXez/Db/rqdIPRM+3Cj5Ak58vijVcid0dA0hBU9MfgsznS5ZeE6UThdq5yz40lCk9E9+lQt3iu1UDnq8yI2eibhQBRRZjQvIkmo8qdGCQVQ/k+tn9cWbIm3X7PPeIDAggzJWPPV3Gs8Wk0x3rjSM3DYn/4FR90qIV3NOsFF/H+ls2OrjyDCIMs4ns8xY+QtGKcuPGXGyjjSffmWCSFKQmk+gaTWHCSNrQ3bxootcYsqimc4fiQx2BwM17GWApQm0IqUrMsvErPKL7iTUtrmLBEqg81fjLgh845KezCSCSKq0yhmPSwsS14Rt5P+D7kpLzmanDAFUUMZURdDlzIys7pK0VTbjb2GKe1BMqh7WlYxOMU9FFzFMfA/7hyg3eKYI5SxLU3Gtr5bHOM2SjyBlIi1uRf1zNTVtuOfpAwWQNCxZdrwnzrjXkZfzXvyLKK0RnWWbksmNPAcMVjBGHcclu46p9upEw+bPGqOPanw6sorEn5qKisdUR7jTsDjPlE2zsXx0dwEoX6AVb9byBh/yjPkIs7VRnvy4MwltbQ+ROa4jMqlxtzqxHisvfq/uN8qXn+WsnLUwPka0dxQ6/05Plp8Jz2ZZsvKXvVeIMOVkjVRSoKJIjkBO/2AVFatsSMZMuNOlqzrFh5WGp4D/2jyjFFrRcCIabsE2aqcfbqCFqqcGO8e6pEWyqaAwrWEK04msy/3uWhHLlpsmsSJDaH/KJGd6i3uLNi2j1rn3EzwtY4iOGHKJMi3eELJvs4IAm4T2jvueWXya7LE8/LdeW2+R1WUVA0mTpZ8UpoRmTEcRBJFhnGrgxiJD9T3+b4relPmMGMa99pQSEtgc8+ZymLQtq4OEErXUmxTX+LHeW+gyUT2tt438N2NkzRarI46TDEGYFaR0eJ7VMQ0FkoQxsM9mq52f+G/wyh3fynhXFSmthJNPptCrNUfogpXOxF/HDJ5GFmBFNNF9wqrrPJHq7t1YN0+Rzk+dbM6ayegi/7qgL5Kl8QlXGwqGAGxrTISFKNneBwyjZJjHxj1dtUtLfvf4yhaN2HEr/RpSWPe0kOpJb2uftjMjY3eCRO64drLUn7bfxH1JkwehGklxAzvPIF00CikEZ7Jd/TnZB75UFov3jkQ6s5ERp0cPv5uusOI7SF6oApOFT6m+abn+EuKoEzR6QRpvAL3l1ymSHyrh1ZE5DOmA5hJURbQKnae8q1Kn3QN4Dla08FxDqbq1XvWJAsSVvdyZyFt/uSpofo3iq1KRTPv5eNqINpotZ/4PX7M5MQ8Fy8QzPVrzWHRarv7wBnNeH5YROVVFLRp0ltSNE+RrFK8Dq4hyqp65uDRscP/ks/Wo5d+OuadFj1FouF/qLINa1Y+ilbtHhrE5Zj2XZmI2h8xIHqmXiKXS65WUQ9Emq45LXdPoeLBebi4mafvNXpKcQK7IJ8KnXfi598V1kyqvSV9ogAfqK58G18MQA0vnvCvmtSYOzjoXffsZkpKzW5z+H3WOftp7eXtohICy3mhic59QgG7zX02oze2t0Mr3VYgo+nY6yFBI8rKLBV8UINppiXOnXcE7cbS0o9NOYMN2cRoWZAhRIcSHBCMeJGjQYMSODbUglCiw4EKBBLUwjKhwpEOEIymetKjyocuLDSPKDHlwZsGPKO9YPDi0I0yLHFk+tEhRYUqJNUU65Aj/saDTkgknPqQIlKFFkAtFRnyK0aDYrz/Fhuwos2ZPoBlJDhS6dKVDmydNptR4N+/Lk1Xb/bvzr7Dhw4gTK17MuLHjx5AjS55MubLly5gza97MubPnz6BDix5NurTp06hTq17NurXr17Bjy55Nu7bt27hzd+ZapXBB3cCDCx9OvLjx48iTK1/OvLnz59CjS59OvbnWf0lfkjW69yJLkw3bttXakulXmQyt5gyc3mFTjCOl8h1olO1Vj1pdIhS7vyLPrWqt5Z6AOFFEh1Py/edVfF511BJ7OPGVHksZSdUggx7d5VR//o0F1oR0VaRXUVVpxNFPJqnFIV37tZjhWBMN/4VUhjMtSFJ+2pGko4Hy6fddWTkJtZFZBPqF3kxBmtUeeN1FddKPH5F34kntXaWekhm2lFF/QnKkloQC/lTSgEAFxtdU4LkFWI0hLZkTfybep+JdWdEY0kczohegW3ERuR53dx0o0ZZywdQmXkPiN2WVLiVIKEokJRTemAfqd1GMMEk6lVk9aQlpnQ8KuRWno46kHkN2cRffRXwKZJdUUnGIJkiaVurglEDRV2eSQtnYKFmGfuXfm+CBRZ9WJeol5k6EihmrT96NehZ+WN1JJ4onatpogayuBKtMIfZZU5AW/nWXstmJ2WWXVtpUp7LalZueml9p9JWug1pZJ0WNrnS0LGCrXsTjRlrN91G2KIqok6tUDtqTVVUG6eFfugp1sFpcmWSooQ7e1CXDa+GprnxSlXgvhx7S9RFX1k7VY15emvoligjKinF9lm5cMkeVnqnQkTcplalciqYo5sGdJlwlzwNa/JB/LmWlU4BTPzTYPwYFBAAh+QQFAwD/ACyQARQA7QXHAIdjdZW2mXZ6qbxkSCtSUlE2Ly16aVRkVUxwo926pnxFLSyAl6qtlXja3+oqMFxnVCnc6vgqWmzKspw+PjwXQ3k4gNW7sqzMwq+qu8aio6Upds/a29tGTGliZmwSFCJxaWkSSoxcltrr7O+ox+eKipLCspcoUmmKprwLUqRUW11bNy8wQFCXl5qqqqxPOC5jYFhrfaduWDObs8ibd2Udbc2MlIzFy8uphm5IZXrMysErMEkdICc4OT4lNUs1Wm+Kb1pviqdRZ3zGupzOzsyVssUrMjCsnoy5vL82UGebwOoCXMTOyswmLSu9ycy1xcy7po1VcYgpQF+50vDFwcBxXjqOuuR1hIh3eoebg4QLYceehmtCXXOVdmMZGSNxWUSKs+TKzsxcQytWepRSjtxEQE4qJiZ4oLonKEjKysxmhKKMeGmgusm9zszp8vlec3wiJSRPKypwY06MgWqVj4AeOVSEiKRukrRtbnSCgolleqR7e3zFvK1zcXQmIkBELlz5+vxBMy2+urS5xMSCdFz29vQuKjBKSjwKWrRKYoQmIiQ+SlTOyrSSblzCqoQiJi0EYswqLCR2dmwmIiz++vwGXsw2ZkweShwaHAzcxsBCZhgKbsx6rtB0ECy43MCAlsxycqhQwNDGkHh0fHhiVgx0fiCgotAYFshELMhCgjRCQCjy5si88tBKRBAWdDSETFyEVCAWgvCaiqQoUIQoGhz6/OjIzjR0HnQONrAMHnQWgoTy+MzIgtwMZoSidqSskKR0ZtwWZvBoyDAKEkjyytxiRgzmglyg7LT65uwYQugKSlDa3LCAqpyasNjI3MCilFA6ctwwHnRCYtxKEEgoKAwEXNh0HsiadEwwMIAoCizINIAaKhx0TJh+hlAeKnRKKAwgyIAKMCxQsIDy3JDuqrRKaKgmQrDAgqQqDHTAdmgKBhxo6LDGquCugiDAkFBydnguLjQmJjQqLjQCWswuLiwmJhx2dnQqLiwqKjQmJiT+/vx2dnz+/vQmJiwqKiwCXswAAAAI/wD/CRxIsKDBgwgTKlyYcIJDhhAjSpxIsaLFixgzatzIsaPHjyBDihxJsqTJkyhTqlzJsqXLlzBjypxJs6bNmzhz6lw5gceEnUCDCh1KtKjRo0iTKl3KtKnTp1CjSp1K1abDn1Wzat3KtavXr2DDih1LtqzZs2it+kzLtq3bt3Djyp1Lt67du3jPXs3Lt6/fv4ADCx5MuLDhwxb3Il7MuLHjx5AjS55MWXBPrJUza97MubPnz6BDc1YsurTp06hTq17NujVKQCuwYnZNu7bt27hz696dVjEg3sCDCx9OvLjx4xRJI1/OvLnz59CjB54AaLb069iza9/OvXtNhz6te/8fT768+fPooV9dm769+/fw48unfHUCgfn48+vfz7+/V4dk3OffgAQWaOCBCJpE3QofZJBBghBGKOGEFPLX030ZGFHhhhx26OGHxzn0AQsZ4AHiiSimqOKKmU1ARj0Z3sHijDTWaOONbtmHx4Md4Ojjj0AGKWRR9pHwzxxDJqnkkkw26dEEHSDp5JRUVmnlkhMcsEAGJAh45ZdghinmhDxEyeUBY6ap5ppsuldkBiy80OacdNZpJ3I6ZtjjnXz26eefpvnEh4N6AGrooYgmephDHZCo6KOQRippWw4RIIeDk2aq6aacOrVgow92KuqopJYKU32Dmqrqqqy2ipFifLj/KuustLqqXK245qprpIDwwMM/4u0q7LDErhlbsMUmq+yyTN7K7LPQRkujs9JWa+21Ei6I7bbcdusftd6GK+643IFL7rnopjtcfbAhq+678Ma7Wrvy1mvvvaCxJ9tv+Pbr778AByzwwAQXbPDBCCes8MIMN+zwwxBHLPHEFFds8cUYZ6zxxhx37PHHIIcs8sgkl2zyySinrPLKLLfs8sswxyzzzDTXbPPNOOes88489+zzz0AHLfTQRBdt9NFIJ6300kw3Hdwb+Pzzxhv84FP11Vbjo3XVWW+dNdddey0211hrHbbZYIPttdpfo9112WqnvXbYZNMt9tlyuz031mzH/22323Cb3Tbfgr+tN+GIn3233YTrjffge0ceuOR3N+445JT73fbmlTue+OWAb1723JkbXvrnhieed92Qy71656MzDvviedOOueV15y5664Krfnnts7vOu+ekv6654sf3zTnwryuO+d++Mz/27b0Tzzvbpof+uOXZL14857Iv/zjofvsOvu61p689+d+n7jzu1VN+fvXA7y7/+Mh/H/3zh5sufOGf+1/4bAdA0EGPgM8bnQAPeED4bW+AsWug7RQYv+wZj30OTODvtBfAAYJvd5PrHAitp7v+re99Ikyb1P5RtYG8IRFOi6EMPxS1HcBwhjjMYYSm9sJZaOMf+OjHPP8KMY9+vIOI83iHPeZhj0IsMR5FHCITk+jEeQxxiUgU4hKbuMUkTvGJTKyiFN9hRSQqcR5QtKIRl0jGLSKRi1R84hudSEQnKrGObkyiFqVojztasYtk3OMfxRjGJloRimyM4hKvGMZBGhKNTCTjPO4xRSJqUZKU7CMR4RjISB6SjkmU4ycXCclFVlGIm5ykFCkpREYm8pKHbOQZKXnFKrYRlO/Y4xFFWUgr3vGRXMwiJGtpyF/O0ZRgJCIirVjEMxJTmGk0piOZGcwr+vGMaUSjGKsYzSXSUpqRFGIbZclLLkoyHrbk5hu1GctHIvKY1GTnF8sIxlCCcopQ3KQte+n/SnpG8Y+e1CYw97lFMtoRmWdsYy69CEdHnvOeBe1nP3c5RYq28oyLxKY/0TlNRnIUn0h8pyvf6ExVYvGLISXkHlN50XoulJQiLeU6E2lOK2ZSkhGt4jfrWUqDdlGZjRQoETWaypOu0YtCTGMV3UnOpiJTnnAsahyDqks6PhKWKO1oIfHYSDuKk5v+pClEKznFVs7TkVz9KCcL6dMz6pONSw3pFCW6VClC0Yg29aQ6O2rVqWZTlBid6VSfispSxlOp1WQrQFsJVj3ONbAALSYvY5rYhso0rxmt7Da9ycd/YlOYAzVkXS16xC/i1I4jVeNcDyrXp2Y0qcyEZVzRykhK/6aSllttZ1h9qtc8/vKcq81pH4EJ1WEqUoqC7CsxMRlQdJIyk2WkYnSjuEsz9pOUVUxlPkMZXTzO0ZfUHOpKDXtSXyIxu2VlZmz7UYYy8GMg/eiHPe5hD/nW9x7y7YcT6VsI+dK3H/GIb33nW98AE/ge/Q3wJPPbD/7GF8BChHB9JYzf+C7YwP19sHPxW99cDhjB961vEe0x4SIaWL8DBnB/52vh/DrYv02EMH/p+18PVziXMF6xf53YYBFDOL4ZHrCOFdxj+fKYwEdW8YNF/N8Gj/i/C+Zwgv074h4nmYv/ZWV+0Rnf/x6ZvymOcZE9nF8dz/fKPM6vjX1M4Aj/l/+LAmZlgI384RinuBAGdnCKn1zfDOeXz0ZsMIRNXGIX61fQTL6zht38Z//S+cGsDHGaiVzkSX64yvh9Mp2bvOZA4xfMjsYxi3X8aCvnt8OLzmWAAzzl+Rbx0yiutKPh3OUiMtjWc04zqAddYSK/eb/x5fKHhxzrCZuZkhU+84T1DGUGY/m+mo7wnOEM7R/H+MQ8DrCcBYznHoMYws7tspuFLOgWT5vHXl40ro08a2K/uswsBvKWUdxkE/+5yZHecZiDrGcqW/vLEZ6wp6vd5mgfO9tKTvGatSxoe6Mav0QmsZMlHOhhw/jbvGZxvsEM6/5yWM4Ev3ewA+7lOh9b03b/hnC3R91maidc5SGuuJoF3GB0t1jS9504gwvxXwU3Wb9zdnCeAf1uFe973h6Hd5arPPF4dxrQOJZyy5Pu4xMvGMkfFmKyv71qdFe92qdOMoK7zGZ/F1jrt/4x2u8LbCaD++As9rnEqQ1qKLdZ5qw+9bexHmdbc5vCZo611Mk+ZVab/M1aP/u6xdzoXyP+7JA/Nc2V/ekwW5vBFE8xkadd5AK3Wtz7ZXGY38zxkQ+XCVETCIqtmkmZP3nEVo09nEdc9cTb+64Op7iC+xj2AceD9wN+9qMHfPtAW52+fLfH7mkM599HGsPBT/yfNY/wcBO4+GgkcYBV7e/jX3reZFZ+/+jprHgYL1HyfG491n99duuTuPpJ3rDy6f7s7Uue+64mPfYpTubff1n41md/JxZ+yFZwyOd/B+ZyzbdpWEdi7zd1BoaAEmZpUNZza5Rj+wZ5RKd3TCRhCEd/V1ZlrnZqzkViHFdgVWZ/vodmvhdwALZF5Vdw4HaBSOZ8IiZxu4eBE0hxlmZfBEh7YHZg2Zd88vWDJtdm8kd+f7ZqDBiENcZ/FEZ0iEd7w0dfHQh9yDdcHjh1BCaBvydt9xaDyDd+T2SCC8hF3qdmR7hloTeCZxd+0rd5EKZEvbdnzJdJNhh/eriG1weBp5Z+Uvh9c+dE5Wd17fd/TDR/Z8iCb7Z/gv8IfTrYdRloh2+IfvYlXz2Yfys4d0n1dnV2hUb3hWeoRAOYgRj4Zv1nfGbngGT4f4Q4aBnIfIjIg28mfLbIggSmgPGXez2IgOzngM8GanyHYTbYiULGiZnogm54jL3HfpFYhdSmgp5XZ/3He943jT2Xe3TIjJLIhkj4gUfmi8dIejLoXLJXgK/Ygbm0jhGmal5ViQsFhcFkffuFT5JXiSb2f8t4D2WQev8ACRwYbDzGfa83b5qXeHQEiU0UcTQWRawUj1eniqrEbdcWYT24UA3pgs3Ea68XaaxUZfGIavamSs3GfezoYyCpRRNXZf11ZFZFZ6H3ksF0jC75bC9pjtD/VoAfOXMFeZEaiWwwSZM0yZP+VmUOiZIlSZQjSGYhiWwp2YMTiZQ+RmZHGWErtpOoRpBgGEUzN2VVuZFBGZRgVpPZxnozOZbTSJZCaWT0uJBGp5bs1pNKGWhUWYBa15G2BmJlaZPUJpNmyXP2FpKBNpISGWhhiZNheWh4WYFP2WhQKX3sSGRGSXJcKZUW2WyEaZISyUr4JZhFlHRcKZmYyZMZCZUeWZkfmW6NOYKm2ZpUlm8bKZIzR5DbVpl06W9ayZKU6Xoy55mnWZiaKZdExpSQuZWJh5V3uWOHJpsiWZql+ZopGZN9OZ0rl5BheZbz2GJ1aZR2aZtRqZfk5pMs/0mdWAeXM3mdeOaVxTmSHmmd53meODmW0Ced9DmfaVmeQomWYhlj6omXRTloW2mXkXmXGUmcBgqg4kmU9reaVrmW53mZU9loVCl9JImS9zaZE5qgaImW52h5ycdj3XZlMKaMMjlvsZl5w0d1sYeYESd7AFZl/lgGLCqCYBhuOJme9Ddzbvifkdd+DLiHEvZ0Uwh+PHh/RlqJl6Z/6Md8ynicmmh2DZmFModqA8iBFtiL0sdmT6hwliiESqp4Smp18phxYWh2cziD+1elgqijZ8qlewaFTMiLTEqBD3iK3Gh0ntiII0qnxniCw8eAeDqNvbeFdsqWhbqI1JeAoSeM/P+VZ245jpD6p1y0plqaaGRae2Wngt3XaG3WaXCIfxVHhLd4YvIHagr5aJIoi4eoqKzqiYTKjMSXqMwHijbahI8Kja24qoWahNbnp4jqjezXcyw4qN14pwsof25YgQaYpG7Kqc0miBm5rGaarDuqglvKit+YrTpIhEkIgly4haoarIKKhZF6i6zqjLAaca/pplt6qXaJalwqptIqh/AKq4BqfZIKjqY4jPl6hOgKqNF4rMPKr/iqi/sqjIZqrK6YqMCKjcnnq4tqruKKsMEosQrLh4E6oveZkF/mcM0ne4uKpSRZlbJ5kmD2ew73eFXIi6/JBDf0D5OXbwNamfEneTf/CokL6okr6qKzJ7PG+ZjBKaFneqBMlpITeqCSObQIKrSseW/1iZ7k+Zb3qZ/vaZ2ICZ9++bF8SZ9Ti7VRy6J/qbXVSZ7yKbWHGbZcq59Xm7VquaFVS7bZ+bZkaZ9mi51s66B3a7ZrC7d3W7ZyK4l7ObdS26gu2ZZcC7Vje7jmaJ9U27dxm7d7a555a7du6ZSOeaaT+ZgYypGO+YQM+pU/mbmeC51Cm7RZyZGje7pJa7oQOphLO5wXypjPaX82ZpvxCLuny5yuq7uT1J+XW7QXSrqWGZWte7sW2bm8S6GFSYGg25NPGLT5t7myibvJWbSyK5WpaaGiyWRPK7flSbeL/4u4Xeu47om2c1mhrsu66Duz3emzWkmcCRq9wTu8lAmb68m02Xu8uXu82/uQRZm6t2m9DkmjJwa8SwmlXGieGiuTU7htKwayXgugBClx/eCPFvabb+qoUsuzAMqcVGuBltergjrCEGtyTKiLBZyrzWivAmuKqXqn3bqwYeeoK5exLlerAKjC5bqw/3rDQDrCgUqxA4ura0iuQWywPTzE3jrD2wqw+rrCTuyvkSrCOhzFUPyoflqwQxzD3ypkKQx541eqBnvFSsyIF/trNMywDzvGDouqRPyqQhyLFwvFVCyr3BqxeHzCZsyo3qqqeQqpCKvF31qs/Xqo8LeqfjyueP9qxObqqrDaqN74qvfqiqRKhoB4h8kIqj84p3DqrpcsrZrYbPIarQDKhKnIski6ru1KrVn6rmCYaM+qrNGqrM5qqSMor6XMppi6bfBqpnLHpvTqguJoxQRbxUjMwjz8yD7shzhrw91GyFxspxDLhDg8rAoJyeU6ojeKndP6myQ7yTOJx9xMbS0HwtF6kwyYSy47EGVQxOX7njarlO9Ksa7LlezovLAXtZQruY+KtjWYtgt5uI/Lt/rMtnTrvY0rtvm5z/i5n/4svhAd0PjptpP70AjN0H77zm1btfL30PGJ0Rdd0VvLuAMt0H7Z0Qrt0CMNkwct0gDtz42L0opr0S7/TZMtvbV425eG+88NDbZuGbk5zc9CbdN1i6NsGbhB3dAhjdNH/b1NHdE1DdU4ndAm/bUa7cVDTdULXdMUXdAEvdE0ndJeW9VDfbbUCbgTzdAq/dJ8u9NdDdY6LbhjzdNrrdQVLdMkjaNarbbky9QlndRaXdRfnddfHc4Huao3mdh1RqCaq7Gjm</text:p>
      <text:p text:style-name="Standard">cZcC8FZ64012USoB18MHIgYiKMuqqkbmc9GnYCIZ62HXcLoatp3rMZ/KsiDyq9LjMxpnMio/caiqsNxDK5zvMYyvH47zId8nKtJ7Nts/NtgXNzCKseFbK/4ytq1jdzMXcKGjNyNnNqtTdvTTMbF3cTLTcnVzcaF/0zIOWzcQNzHitzIp+rdr/3GjBzGZhzFiezeyMyFwR2uJHzMRCyuCRvH+M3cxJzcxI3f5A3fVrze2urF0d3Eo4rg7b3ERizIwY3bRjex073Iye3G9r3d2d3G9r3MDbvawK3MZdzFR2zMNZzezz3dgRzi2N3aWZzM+frFLI7i4a13xQ3BNE5yZYeRHirOHUq10KixNB6y+Qav/9WP8CXPX4l8TMQETFAETO7kTf7kUh7lRYBO8dBpsmnPGsnYyfnRYU3WgL3U1bnTT/24Mo23bq3WEl3XVE3YbI3UZR7aX57UbG7mhSvXUa3mXz6faI24LY3X6Hnmdb3Wbk7nJX3TcP/9zDDtvVLdvVa76Abd6Fht11Zd2Bndz22d6HZ95m+91V795k7N6H8r6YMu0Z3e1Jfu6P1M5iDd15rO134953ut54C+tmQO1J0O65o+uKIO6WdN6iGd5lzd67E+1Xqe6Wk97K6O5m/u5sRY1q2+0mKe1J2tzUHp6zN81TfetERt2Durz3rLTZctEAC5Zv+XpTgYfel+iTi4ZCU7byd8go+nsmVXqapY73GId62cgvrO73Iar2UazDQqpJTIqcCcpflOo/5+pUVKqcL88MkY8Yj3qVF4pRbv8KdMiwUfzJ46oqAqgvmmrlQa8MrIy7yc8EMKylOK4ysPdUeay7088qH/TOSWKoe//Mv4rvAmaqIWeMoTv/OF2MG+zPIie/Ezp6YGj/MnT/G4rK42/8pLv6QxaPC3TPVNqvBfqqO0LPItv/NpWPUyj/D4F/UyCPA5//L2nokh/8oIX/QOr9n4Doc636xxH5BmD/EMj/FdKvRh7/YHP/BAr8td/6aEv6VPOHSB3/dZj/P37spMn/QVF6WEf6mRn6kJn/gP7/NTX+9rj6UZD6aTf/ODL/Qc7/Vl2suMv4HQWvNiz/PNqsHvHppAjuF1C/O3iZGfDPMgrHsI/57C2EQtJBDtzL/pG3Al+MCtyo48hkaiuMDevrHPb50D6pnHib7E+50n6pv+2bTU/yv7sZm9Tjm63a+KM+t6tRn5FWq5Bgz+xDv9YNiU3x//5g+0TFu99n+S1buT3e/NAEz9mgkQ7/rZ6ydwXr94BRUSPCgwYcOBCgUSNDjw3sF59xhetAgxYcWHCh9e1Mgx48aTJjX2y3iSJUd7KlGuxEiTJcKbLlt2vBkTI06PEnEaLLnTJ0yOE18e9LlQIVOSUH82VQryKdCeSyO2tKmT5FGmWpt6PRgypdGoPKU6rYkS68SoRb/mlHv2a1y3FJ1aRct1Jli1NJG2pfv3ZtWsVgUq/flRpFC9Dq+GRLyW7NutMIU6Lnt46N7Hiz8z5uiYdFjRDF8CHjs6YurNV6luvf9JmfZlsIKlzvW7tO7vsbpvv64N2bPtyDwZs2WruW3avMcne9bbme/CtKY/hzUqFi902WK9d/cLPWlmu7stC289Evd5zq6rY1Z9WjlQlRAJxtxflG73ilTjzzzC9ouIoHgKsUfB8bSq6UH07pqPIv76wecfDPt5LMH+oLKnBwoOeUQJf5SQp0R5SDRRxRRRLJGCFZi4ByEFFVzJwP0YxHGlhAbEkbYOSxIwMwMl08tAl47q8ECnQqpQMidtQjCrIZuqMKUqexJsySuZDEuvHpukcq4hnfysSCaVApPILbckrkcyHzsSqytvFPNLMiWk8s40cRLQzY24xA9NJA9EKkv/D4v7U7UwO5szpEZxitJKQMVUatI98fzSqTkD5YnQM4mb8tLVPv1ULjQjTQhSIN80ldVH91TTUi+FLJVSRL2UNFNdkbwxTjU161RRWSMaSVBWj6Wt0V+TFHZDXkGt8tBSHZvS2USxtVNTi7KcddNNjeRUTmB3DdfYYqXNytpB/auzyzC/tVPeQiMt9F6b4t2V1HPtrbRfNtdc00wlRZWSzpWCDQtTcHv9TF997+2o2Xn9HFfcc32VeFh+Le64XlFbtZLIUwNN2GOHp0SzogB3NZBDSW1ccOaQbROtZZXFnDJMiJmcWUeNGJyHIAsx/EfDIY0qZKBuUGDxaRShXjFF/yUeQYECJpgYSGuIbsaPKwgxmqiAd+55Jx60C0mtRv4K4TDoBXtkG24d7YlHZbcZhG2njwjKGpKlmUCQbRpp5lDmvHM0fO64Eaf5Z8UZPHzVGuV+nPDDI28b5swHqtzzuEF3W/S2Lzd9dMhJp1vzwh1HHXPCU099ctV/ttx1zVdvPfLbKT99c9xXFx5y3WdnHPbfh48decTflv1z4m0nvXW5YZb++d+nx/71mXXPPGjnl+d8+cVDv5587nGfnnb2mQf+/eLF1zFxun1vXn3jy58/9O+35339z9FOep2LHvpYl7/93S93jctR+ByYwP/5D4DmY17vRGe/AxqwdsejYP8H01c6BYIveBJkIPU22L0CWo+DEPSeAZU3vuyVsHPt458Lt4dB7UFvhbeD3/lq6EEe7m6Co+tfACuYQ/1l8IeJYxy6Bgc5tkEQdAeSYph2NBv9RBGK/oudEFd1ECZcKEOO+5XdPgSCqkmtRVN7GtVWhAI69GNGFvuRo5jEM6doSHAauts8FrasVhFsXSyxYj+YUMhUtcpn9qiQ4rqlo8JRsZGQfNwUq/fISfbncXCjIpw2icJIOrJ0NwLaJyl5SivKbIqK4xEqMSnJV5bukTxTpSnxdktjSc5znjylJmtZSmBmEpaWyyUun4hJUuKol5JMZixDyUlRWrJwQgpmLKH/uUrQNVOWliPlqnaJzGhWUpzLZGU4UQdNThJzlOXEpvNWic5xvoyc7wSlO0FpS1iKEm6tlKcyhWnOSfLSn9Y0XDt/6c9k8lOb0zwmO633TYB2UqKydOhBCVrNbWLzngftZj6fWVB8UjSUGtXlOFP5z2tyzqDKpCVCI7rOkcZzouDzaEhTCsmHmu+mFbInOa8p04ziU50/PWdI6YlReFqUnTr9pKG22EUr8uhW2PFLUbXIRJCWkY5OhWi3ROhPyRWCCYkwWhmSWCOWhEiNUota1FJENQrcDWlMDB8UMwdJhJhxIESjJgqPp8K6UnI/CdLK3lYTFzlGRGs+lGIB/fpY//y5L36nCyICF2hDDTIWhJutHxIj60ElNnaFl72cCmOow+SRcLSTrWJmV8tYHrI2tLFV7WlN+8HdyVZ5kCXt6wLLWc2eULSlZaFji+ta3go3iAR0n2eBi9zj8razRaSsc61rXNpi9rTJNS4Iq+e6yqI2usMlbwRfu8Pryq+B5e3s834r2/SmFn3ZTS5zQdte6H43tOvt7X6V61n6ljeHt92sc+HLXALv9rNXvSImGYxcn3WxkU7MiWd+Arb81E/CTZwZ0cR4NI1SsRAUYGNbV2TiFNGABiYGQQ+2plVx2gmsOgiCDGywhAtwgQOfYMMeDHC3/dXUopazGw6IkAMGDP+gEDPKGZRkpQMANOECM1CAXJNVLex0SjNm4vJUZ8UvqboEVuQCV5jRha0zh9nMcOIWsoj1MVeNGS4Cy5Mds7WtPjErkUdqE5/L5GU/bblY3vyyocR8K2p1TM8ly3KjneyoZ9FrUJP21JW/leYubSxdBxtzouAs50CX+VoVW/Sw/ljoUYOqy3MWNKRFHTKB8elamOYJm0PdJzc3jFD5mrSy6IzmWdur1jUD9KxzbegzW+zVfi52ILGMJUd3S06I1rWpGBUqZmNsW1L9GK9j3WZXNYXNpJ6YsRlt52Sb21PX7rIdSfVoZaMs1SQbWaxQTWx3S/vQf0zStMGsMTqFuzT/r3p2rQDOsJQ1WpNCgVDOPFnMmD0xccRhGcOhhUdEbvVHbrG1S96xoLEarR9htR2D+kHiEqF4rfKogBSkUIGUK0EJLRbcXWkmmq75JibxgLITcmADNOTYD3lgwwUMsCQBNjd6F7GHkYcQgAF8fIsV1g5BzgAAn1NZaEKs7fxgSPIEhne7YN9vC8cucdbZ1+utzV7SkwhfyyrYfgEucHc3eNvwfl3suO162kcbX7aH/YJD7C/X/zpeDOLXr1+ve3OpK/gbAvjukJ8v4a2r9ufKN4mG37za8052xS/YvGfPbQkl+Hi0e1GDMxRvgC2Iec6z170KHLznAd/4t3c3fgSW//zpHX/41KPe7GTfZeBTH/fIJ1+8aFfw8ZevWwTu3b9uV18RA8tDLTq1mw82PfnuWEsZU/jCJvEN2ISCczLFbp+M1NCHmbD1CXOIAm5da9SUQIMk5CMfEAiBzE/UYkjwGQqbMGHqhyBYAzCYAgb4ACv4AD+AAUEwOiDLmXpypbrDARlAA6izBzvyJkFajJ6bMgU4C2ZaKqv6p49SKpqCqY1iqRKMqWBSqIbKJoDqq4SaQabCKJJyQRMcKHU6qoHCwRN8wXhaqBZ0JpCKwYoKKCTEKY5qIHDawb66KJfawXwiKmEaqiQ0JivkJn0CKhoMwxzkwaTyQSBsph9UKRTCQv9+gjgo/EKkqsAgpMEyXCg1LKleukEpfKI2rME3xEIqpMI+BMImNENbMsJfOik7VCoxXCYtfMI9hMF+GiaG6qqNOiki1EEwNKqHyilNRB0rNCeB8ijnSSc6tKlN9KkjhEOeUsU8XEJtWr9Q7EKNkqqSix6uWjiOmRileSqbk5kyCr+XEUBFVKJ5SIh+eIOyCpTsIwgKWCOVM7Es+II/0L9JgAAEoBoQoIMyALLJeTCbyysHAAIbuIAfqLJ5eAcH4DGjexLq0C5KKoimk4EcgLqPs7DCgJ6BOINPyDoFIJ/mGz7/sjv/CUiCXL7bM8jVg8fZ+i/dO0jQGryCnMi/ezz/6ZNI9RKuwoPIEVpI7srIh3w+ivxI0htJ0DPJzFuwi+w+4uovuGPI3kPIvtPIlyzJygvJJSo7zYI+jxQwjhw9vmNIudPIAevIj0ww7Io96avJDwq9xFM+CuK9rlvK2UtJ3BM9ouw7pyy+3lpJmRRJmEzKnaxKLbIVsPLFZpy4nNI4OtKqsCm/uHiQtOAbxpFFmvkwDdkUbjo5+otGE8kCBBCBatS/EVixFGmxvRpAi0GkoCmEIogAM7CBEoiDvCqEM4BACRykJtO3PoENDESDBBgARrITb1q4roGyCKSyIKmSeSrCY/JCQuzBK6ykTlTCSmxBRPSlKpSpH5TDV3rE/0l0pN4cQtjcwkIcROsBRBZUpTtkQtl8zjBMzlWUxNx8wZ5qxSCURekExlQUqI6CKXfyRENkTh0Uz0zcTUg0n0bMzku0TifUzUCEzfCExO0cz0waxDG0wZdSzti0y1dMQR/5z+uMReMsTjz0TlYUMpRqz2iqTd3UQ6BiwyUsxIlaT0qMUNwUqQzVTjzETvwERVQUUNs0TuGMTvKETwNd0PS0zfpcRPZ0xQDdGQuUts0qy2HURUPDs+SQy53o0enwJGG8I2IcQAOSKyaQBJHjxVKZiGdUkWh8K3kYgwYYzHx4OUpAEQBcHe6LoiJgJLmKAAEYggSIgdVwABiQMgPoiP+7YYJ5WBo90pAlK4t5KIB4EAgNMaS9YiQMRLIBACOEkBE35RsEOcYZuTonWAQqCxB7OCQmi4esOSQFWZACWJq4eYd5kJGRg4TFYqR3KJu9KgTAiYmlSRBLHZBkspHeaJm90YyW0Y/CeIquOBnJAJDHCIpULY5b5Q5WxVXn4I254AveAI3OIAzFSIxaLRXyGAxhvY2T0VXuONblmNW7INZjfQ9qPY1m9Q9p1QnmeFZsnRDqEI+piI3eIA9opY1ojZDqaFaswA3juNVZXdJq9Y9hPVfV8LhaVVZujVf7mBDwUFVcZY7lwFdnVdfpsNXmcNdWlddtRVderAv0YNbkQA7/cTVWfpVYmQiPYq1XgqWPV23VX+1Wdg2O+qC4iI2OhSWLkaWOjCWMZMXXizULWSWOeq0Mmu0Kk50Ns1ALmm3XWC1ZigVY1LDXBunY5CDZ8HDZXn1Wpl3Z57hWia1YmDVYgG3Ye+1Zw/DR7vgRmeVRzwBZErxRn4ExLbWryjlbs30qgBNVDpwRvNRMvJq/EjuxFZG5lqNS/qOGE6O5vSLNAbTFPAVTMEgAKlisezDTCPyxnribwYoIUkKIOdIrOxWcdzCyJbDHRYVTPZKqgRAImOg5RFUAv9KIxUrMnshcrZG2Lk1Me7jHGpmjGWEKHbEy9sOjtY0TbVlNXvO1w1o3/y0xNc6El3OjmNVkNIwxOGvrXWrTt2ZBl0vLtHLDN+IFlHLxF5NZlEFCN+iNFTvbNnzBXmjrDMdQFZIZX3qDluc93+N9lz6bKmA7N1w73367M5Bpt+Dts4HzlmSzXkWps/hlF1xRXvFd3p5ZN2qhX/VFNm+aX2kTl/SNtUfTUW9D315pX34jXms74OZlXwOeX3LztVaTN0CC4Bx9l/L1t/3FigJ23/v1XYVh3lExOFSBteJgFwA+4Bb+XWrD4Gtz4XSLXu4NNVsBmIGBltzlNBZe4AY2F++lN9xdYkJTYCdupPPAOZcJv0LynWG6qm9MWwHURRjzqgbTXf0wkKLBkP/3K73PadKYW6M1ur/80798EAEEyAL/MxEA3B1wbMY5EtwEeICYmJF1RNMpAZ1jYaTRZL+BQMaJuJt73FOoG5pIZSRJTp2+1ZCeywGtCxQKwQlJiYl3cJvWJZpj7Mb9EAitwdRFZdzSiYk7vdOSzTmUvDyhPMj3sqzbS0gG2j2stOW1ey6khK6rtMrmU73cox/kOy+SJD6cHK+rnDua9L1jbsnJA0pitjvWky6K/C01XmaJ88r66smNVOb0Wa6wPK9brmXXSufFEzDMY8pnzuVsBq/Y08mvDOfNa2ar5MqsvGfBgz2UVMizE2hmFudqzuVtduZ6dshzbrvRyj7GVFv/rJpo/vqoxRRSX8EwrXWQq/iJijC/eFIQVP4ws6pg1ZDbt1Ijf5hGKv2DKqABFJCHNdpGU6Yw272jjDCBBbABMACDIfjpnh5TxM3MY3wHKCMCQUADpd4DLQiD0WkJJuCAE0hqpVbAA2CJeQTNAVhTe9iCEwC6JJOrflgBAFgDoMsBC+ACMsC6ReAC0b0RHcCBqUaDJbCBJzgApsiaEOQCF6gxoLOBBDiAAuCHuP5qNEDrH0iFxGKKs0ECIDgCoEMDyfwBF5ARCsRggqmzirndagvgS+NfSQPhQyu0iBnhMWHgPZs2TWli8FW2DRY41I7ezM4Wk76Y+M0VdQG3APY0/xHu4OCl4Rc+uOy9NS45mdL24eL9tTxT4QymbUHRMl07GODVNFSTbk4JYXd0R2Hz3X4jbZHRE+c+YVdD3t3e7OTt7OXdXtWW4FwptbkQbTMrXt5d7WALtzt57T8jYjLTUeaG7tsetO92bumuXpFptO4u4YCrNCxbXylp8GnJ3QTHbmIzkvd2X/4m4eO+b5DxbfWWtJEBNVszYQVP3yy+CiveuLZEcdqEoC3FRRUXErL1ETHe4nryMJGLosTjyxOROSXQgAqQOX+QacBsAznOh8KkBn9oY8RkpBbHcRvphyjYaTBYgp9GAzBAgxJ4gKE+OqTx6xxQ6hwYAit/Ai/okf93iII0cAIwsIEh6GkwaEcOxMAlSDKF0GmgC+yhORsjy4EcWIJ/oPIceAIW8MdILYQVAAJB6PMlUOpy1ILK1hpDXYRYqAMniOwvt4AfIIM88DlFX4IcuAEXwIiY6AEAwIAvX/QhWIKe/oc4iFSO7lfwcFVZHzhXFY2q09hzjQ+OE1fnsFif/Qvyu/WgMKx9lQ+tQA6ZCPZwJXZ1jfXigI1ilQywtYlv/Y5yDQ3QsFldf9Vy3VXryPaTJddlbY2jTVpkndfoMFfEGFieLfdoz9nxmNZnB3ftEPZgTQ/2IBBkpXVsj1eVLdl7hdirjY96D9da3/ehrVmHndjYsPVln3f/fxcOghd3hc8L8rP4l232jEdaaq34htcSWT/3Ytf1lt3VauebwvjXef/2fpUOaA/YdV94WAX4ipX2ld8OY5919ehZe2fak23Zfo9ape1Y96BXj313hqfV9bja+bCNnd31jwaP+Ds/i6s4r9n2fkPxqEJLBmpyieYfHW6JmSkDZcSQAERB9kNpEqmAEWgDBOBxJZDSaqzGlxsR+stjKsbR+GMkHViBFBCDExiCEhgEAkgBFygAMy3HH1uQfoACU7cALfiAFIABDLABJFMBDiR1DBiCPVjAFLiCDLCAQVisPYc6rYkCIGgCMCDzpRmaPQUDpn6BDlgAJ0CDKShHKjsI/0NPAzYYAgWU/al+c7dWkEwOBEEoATXoAMpfgiUQdEHo/A8AgAxQfXMsgMztOcu3ADWQ/QU4gisvAQMoBDyBzgF9w0gazio0zzRkRPUsRQxVQdckqdJk/yGTJqGS/4hz0SlM0AZdUbQHiEL2+g20J/BeQYEECSpMWBBhw37xDtqDODAew4oJMV6MaFAjQ44SPSrkSHHkQ4MiPy6cqNGixIwEYXYEqTImS4cIaUJcGdHlwo8IQ7YkeRFl0EI+C8rcmPRozoxDgTrEWVKmSaYssw4VqlPjT4o0kVbl+hVlV6VFoao12/Tt1rdUsUqtWvNpTKBuc/bEWzOtzbCBU4rlG/83quGrXmFmtUr48VSSS9fOjOoyMtO5Xok2dnp378nNokOTziyY8tnRpkFqVvu1r12LgJ/uXKy6slHcbFnntov2LtiXNz/TvRzbZkaByhEHbelc68J5lfu9i35v3vXs2KVvv94co8iVzVOOx+mc+070WjHi++e+3/KGyrNTkKdEnrwKI/7kg4Agiz8VSMEffxCE4I999vmjxIIg0FFGPANt18+E3aHHnUBFFDFPBAIMkUAM/TChoQ4wNHGBARIZFAQJD7zDBIz2bHFCDhIYwEQ/JghgQwkGlCFiD0zMgxFBOMiABgMDxBMFEE2g8YQX9syDXRQL2JADAy4UEc8778z/iMYSF8ygQD/9nAHACDk8McA9GN1jJBglhMjEmU7kgOUATFw3ow1L5LDHDwX82EMeTnyY5z33BLEGGICSGQ+MSCzQBJZhlGkRRcth6pBrymUl31aeJvfpRpnmtFxywXV6aqjDofqRqaCuGiupm2JaK6w1xcqprqSm+muuqfYkq6+52mosrLhqiqxSmVL1KrSs7ipssNU2yyuw0U5rrbTYMnuqcdA+65W2ykpb7LLpukruurRmy66s3qpbkraqytsttfVumi++wboU77Go/suprwPv+228/ALM7a4Hz3tvwipNOzBKCwt8cb/X3vpuxPWOqjDBHOvKa8Dw2utwxiaX/9yxygyjC+/LFp8rcsUkS2wvzQxDbHN8yeI01aie9jz0v+Bh3NV4SA9UXXXcUeiddExTN3XTVE99oXeDOaaUdEwk4t4/ZR5lHFMU3KcEDSPks3Y+bSCgQRJs5yMCAtQowSDeCYLQA0E2dYV0ePDdU6aIOoLRSAwDlemAiSgqPo89Aw3+jnQ6pHFioO90mEMCA9hDpIr2vGOPkUt03gMATthggQFDvsgEFIx2vqWIkDBhpA2LjDm6jjXGUZF0/eiQhyAXcKEAEzqkHqcBXIp4JgZD5DCDC2W8k+gWRKCRABWQV8mG8QpEiF089/jgoY0Uqo+RdEy1P1R1IEkn0vwz1f+/9HnmYcdU/NE1Vx1HsuO+6ewvJv3D31HuJ0D/JbA261tI/9jXnPYxMCb3Ux//JngeoFFQgu5DGgAN+L+fUVBCHMzL1B5SwhRWUIIBLGHWLKjBDx4lfkMpIPuQBkMFrjCEwDOPD6cmEhvi74XOCSIOn9bAGs4QgvobIf3+9j7gnZB+QfGOFaOYwBFu0YgD9KIMhzidAwrRiWIEIwLN6EQaijCD4GGhB9X4wwwOUIVA5KIcYxjHNGKEiA9Mo4TGmD86yhGD8BtkenQ4yDbeUJBszKEb</text:p>
      <text:p text:style-name="Standard">W4jBNVpni0ukJCBZGMgv2m+DTCQkJMNYQRN2EZOaLGMmd9jEOPbRkYe0ZCf/65hIUE5yjpR0oQWlmD8tVpKBh3wjD0E4QV3WsY1rfOUtlVjIA2ZNaTKs0B+fY56VAE4u8bpWfIxTGQciBzrd3KZWevYrjlSkH+15jzgNUkYKLMgfWUBAG/6Rj0nMDQJ/4E8+/vAFGtjnbApi0N4gkSqiiZOcouvQh1wEHgd8ong3KkJB9CSRwd1DeU74x5j60aEl9EhshRCRRCJkJCwdAAAYWALrCiC2ippoD3wogFbu4QAg2EBMZHqHSXWnAkhIaCJBkEEObgCHe9QpB1gYAIQoVIhFgcFG1isE5ExgJdYJBAdEAEMCwiDQEp7hE3aaARw+hxSptbJ+E/rh/qDW/8kCnhVqN1xgd6jIVhZGTYRmnaTUTPg+9agvhFWT4F3719a4aieRe1ViYfVq2E7acLAC9E4InabYQBYwr087LAUta1nCDlaZmn0gWa2mVycG1jpp7Wxm6WpIyapvrq5tZGopyNfOCjaGod0saFVbWvzJdrWIRW16fpvb2mLWiZFlYdXQ+lbZwlW3sD0kcf3H1seyFrfM3WtzU0vcxSoXf4JVbf/+KtrLmvaZy7VrLrE73deiNb32i2Fdy/re2KLXuzLcLmW5m9i+3ne+0l0ugCebWLfad7QFJm97u7tf4E4Wwa0NsHaMW98I89a9FW5leMuYXP4amMLjTa5aDXy1tf8GmL/ypSyJA3ncFUv4xB/GK3IfGN8HN7hqUougcyQotQuRt0JqpS8pp8OapwwtV0K7WTaL7BqgMZM78ejaOcM2HoFUpT53uxsCRMCff+AzH/IcgQbksaC7LShBSnAQhKAyze+09mr2ON/2Ekckxjk0QiKCUTxWEAQrZAADTbABGqangELMlFI9AkTk5ie6flh1CQwgwUkt8AMyrc8EZojTK5jgECagzgmLON47zpCHExlAUIP7iFVzEADPWVRMQ2VKqhPwgELY7qNRsIMNbAQJ5WHABtQ7rkQWhadNPtGOtOwgHKOJ4wIG0oo0fKv8EEnFSPLRkMT2YHDPaMoV9nD/kUEmdirxCG5rL/CHwBwmLcnIbFTWMtncJuYolQnIZn67lnpkdwhbycRz81uU+hYhMIXJxnBHco9lxPa3H2vLPd4b2Q6HYjKRqD9447KIlYR2I89N7YNHE9lkzDe+0T3LQqoSlhY/ubxjiHKJ93veJe9ls2X4kpcjsJGfxKTKy91xHTqw25zcpM3VWPGOF1uS7ybkyo/o7ZQ/nJcWH/oOFXlzl+PR4OuOOkiC2GSBG7OVYrx5KEkZ9GkH15I2P3u9PS5unS+bgG53tpDLC03xvFHNAUxJbRoiGyPzPTTlyczf/wb4x6TzWvrjR5SZ8FHCZqof7BTzgh4BTy/LLR8N/6hAmRF0tnaemW+RUzLfUVgQe3QIqy4qJ+NIHTmE6OCnYBjCENAg+3+gwaaU+xIYcmABLbiACUSKXOmmcIQwWUNQeSnERmW9JZOYKXWfVsA7GMeGJSxB9mBAwxCWcP07rZpOqQtfXlOdpOZIv0fed0L49PSRyPXDByf4kKWMZizHrte/HZ4tfKn72+w+E70urmt+3d/+1c+GASCNXZZhJeD9wRV1MeBpOaAChpiDSdaCOaBpNdJ3PWD9yRUGtpjV5FBlxVhpYZj9HSBrnVWbAdZarWCFoViDxRUC2hcJotgMpuCI6Zh02R+F7SD9zddziZh6EBiH8aAyzZaMCZd6/f9gmykYClrXf73gJBlgEPYgB6qY/7DYgRnhafnWBr4Yi6lggnkhadVXDDoYbn1hGU4hBP6QXw1XDjIhEkYg/ZWYdZ3XAm4gEa4XbKWYh83Yhn1WhmUYAZaRH+rWE06gCJZXAI4YEPJfDVIgg6mVfOGgiwHiFY7hJN7g1SxWXQVR4HRim/mY00ATX4kXsg1ezWBT0RBU37Xi352Sk5VTlJUBdLRPRLDT3SjIO7XB2uCTgfjDmJFZ3txHQAle3GVdmzEN6QkAVlFBReAIQzmU7/XDCgCBE4CBnwRCBmDBB9TBVz1KPCBBkwRa7mVJEcSEkfwD9anJAfzIJo3UqrWJV1j/lKDNg1QBGphQX/bto+x1n/JQypi4T6rFo0FUR+r1CD6cAQyAz41Yz0xIxDycj+lBjkcAjlHMhmc0xVgMh0YiRmFcBVWMhTbZhmKUZDitRlrUXW/ARWnQhm/cRmrkhvyl5PGdJGDcZEwKx0W+ZGlgJEueJGV0Bkuq5NiQxhvpBVnwxGYYB2zUhVN6ZDgdpWTUZFDWxUaeBk8CZVnQBUlCRlbqhmPk3W6A5VZ2JVkShVPMZHDg5N5ZpWWs5GgQZVi+xmHoXV2yxVLMRmPIX03ipFOGJEcuZU+W5U5e5Vj6Rmvo5GEqJVzu5E+KpV9CJWb4RVuaZXCsBUY2ZWBO5WUS/6ZNggVR0qRJ3J1ruKVdluZmKqZLGqZjnCVSJoZP5KVniCRWyoV5tKJigJMxCgcKfZ0o2diIkREq0t0rBg553JhoQVZMUIjivAHYwMfN4KSVcZ4/SB4vrg3djBmClNnmAVSQEARwgiIM2YSUIJSsRcjg0BmK4Eg8LMrq/AAgMOfwoF9GSQck3IM4HkGfDEEJPICUkI4MoFQG5N6qcUkfvQMO0MiqSclKtNqYEBpN7YEcpEAKEAABVCgHvACFGkIBnF/49IVVDcGqvYOb2MNBpsh87oEaFEAhbAoTuN+hZFB4gsywqMpoEsvHuEzOeAzCYAvF+IyOIsynDKnCxMzJAP9puYgMyszKkT7MkpoLky6pjeao4QWpqPQoyNAMxfxokvboxiBpt0jpjt4El7pKuJxpw/gLj86L/MmMm/ZKlpZpmq6pydSMmCJpuNSpmrbKm9aMkmKpzozTw3CMkdqplYbpofapnO7MykCpkTbqn9IpvaQMk9JodCZqyOjMykBMm3Iqlc7Mns4ppTKqkI4pjuKm3xAeqoJekfHLMXbgjvVYcFrNjrkVCnoTUmRFK5kT2AjUSR5E8ODiP13Z5LVBFfDT2XQnd8pDQP0MeTBR1QAghwiA6cTAG6UeijzZTKFfoPBUmbTa8QwOjsCH8ECBDFzJDagARhgJGgQAH5zAlWT/1erBx/l8CBWA1NT0Q+oJmom2VIoQRIRQDoz0TTzQ44NGR6MVKEiknlMVFViVgdK05xrgCVlMR92xZlbqZUeapE/C5N5VpmN6JGnipV9s7FgK5V3SZGeabFKMbGt+ZWdgbMUmZsea5FkOB2PuRs26LMqe5mGybMxKZk6WbGL8bNFSZlyu5lvq7Fc27U/OZVIu7cs+pc/iRc96ZcVCpUs+bcb+xdB2LddS7WO0LNQmJtmu5ddyLcgOhCN0gQd0wRvUrFcyBleGLMcCx1DqBmZM5mXuJdCKLWoYJt+C7GSgbdTebdgKLd2aJWhoJVoC7lmMZNXSZUsCR86K5dbCZNYW/6ZgnmzcDUw6WWzSPGvgoRx9xap4jI00pW5xjhByFuD6UJnizKLB2J3j/RN+LAglKAECQACY4Yc/DeM/oVmEsCp0EKXmMKPyDY6+NtR62sM9lgAVQNTUzNSVHA/ERs6L2AOMjFR/Ah9QJcmXVApCRM497kGpiQ1EWlqYPCj06A4cqIhCZASknMmJhCusWBUYFGghSNSJtqiwdc5HUZGHHg+RoWoZWiIYamITHmFkLVDTHBKQCWFozRgMNvAIpqFtydgGHxd7mWEiyiCHgfADh6BZ5V8IRhcUlrAEW9gHjjAGm5cIG6ApWuCFJTCMDWJsKWEEzzAE53B6tTBvCbEQWv9wFG7wXaWwhPmwCbfwAqNgDIOgBAvxC0+IFLcgDP+wEgMWHXoWITrXIsJgD2/iEJexiYGwa/VfjX1xBvJwEWoxacHPG/AACTQAC+hAIgiFBSPxGLbXFZMxA7/xFsMwGKOxC//hESqxiFWwIKcYDvdWF1qxCf6wIFKxKQJxd+Hwd3nweeHgIiKyBx/iZqFwHw/YFHoxflUxF/bxrN7qmlkIecWqKBaWj1nhv9Fdkq1qshwZNiFL6SrcQghEdXgN2CjeCtaVdAgr3uCNO1WABjzCmOEuM5/N3vTNFR2n1TgNR0yr6VABevZrnRXC95RAHECnRCQoGNjUPRRAEWgadRj/hKXFWVUdSTzizh5kiXKImp0wgAoMifrwWjofD+QkKH86I/uJjlixHz0ez0kkrJKUT0UwFBvYSCEUglRhDos6hESScww6U0wNnLyRG7PRmyaR9BSFdBI1mSf5j7NlHM6dNExLEbyZLgrVT9idEo6p29uR3E7b0rTBHNNNXLTJDzEhE9DVm0pHW0uDm0lznU//Ubnl3EjbNEpLnUv/9BxBW9dBddOxNMC9tNshHSwSEMU9kNct0xUdHczpHLeh23sR9cCpnLVVtR1l0cWJXcwlnFovHNEdW23QG1tbNV4jll4LtTEF2Q58AATMDR/swODV5lwAZmOuxtTeRuNibuRy/+bM2qxnWq01YS1stmbjQq3QQm6ubjZoT6XfWrZpju1WMmVpq4bckqXMai1fGq424bIrouJH72bpovQYWpaaHe9zePRtnpCFRFhvKWPfDM4sHrUDSYTZ/BN3Rl6ZmZk052Ln3Scy95gzdeqbKa+LEA623ggTWO/0uACFhCO85t7x3M4C+Eg5kY72yNrowOMAzIMOQAEG5N4NuMA83Pf7iYkLcK+ebMG55t6YzMN524EgcM4BaBqJFoIOiMEc5Ek81Ik6o0eIJgmJMm/5+YiZ8HeYTJr63cNFB1X8HrAqEs0ZF+J1seCL6XB/LfBnLXeNM2IRN5M2B/ImLzGNhZgEiv9xCL/wJbexHy/heF0wG8cxDfo4K9+WA1sYgVV5j994jhM5J1thFhoiJZ7xJeP4DVfXKssVY6nxAWJ5DSowlI95FBZhI89wk9uykc+5DRpxINpViUlhHIZxn48wIwvima/5mwNZGmpYIishn6exnL/DDlwBIeQTCezAiO2PpMpLnnbKuLhLoALqlXbppX8pxkRpp4uLojqptWR6k276zliqvng6uExqpaa6qNZ6od5MSHC6xyxq6FLTLhsZ6PbdKuooYF4g1sAyKSpntFa66JWHWi7EOwsEMaOTvbwKBRyCNLeTmVHnMG4nflAAOd0d0Ow2QUBO6YFIPICHQpJam+z/NwYEGgN8QAcsAAbkwBGcyJi8iQxcgAXIwQt0ABCcVPoVgkNXjknVHvVEjkUFmgWoQUllQBNMgQXQpwKU74xc3xQYAR8cQAecgH4uqPdRCkODRYgq7FAwrAHwlD0wCaXonhr8+wIcwT/gScCW9LOOe1iPXVRPUWAbWyyhXc9/dV7bG0yT0DaVHMYhdU0r3b7FW043kbkJnUgfPc8921HTddn9vF5LndYTfVjLXNZT3VDHG1Vf0NX13F8X/dhnNdkV9swxGdNvGwqB3F7L9cdBfVOX0lnjUsWxdc4PdlvLEl6bNFkXE9Sh/dhDUtJPkuKnXeFvtc999b9hNWF7PVwv/35aDf7VTYcj4AE95QMJwMNKffRH8obpZyZrH21Gdq5ne+zSQuZxcPbi+mxkouZkE61ma63Tdi7fsmzaimzmVu3VzjbM/uVgPu7RrjZcPgcrvuo33TzpvlDPBfdtVv9wrpnqqu4o0vKQU83oFQLiPSdcQBCt9QAKdHuych52T/OYoQAFQEJ0jaLoIsu0xplYyRQMSKOmFRrsDYENAISNHFhiOckxQ0EhHETQLBkCZkjEKVpcQLJnD4eMHAEGxLPXrwcAJ0MuzADUL96KNE7AoBliA+YFLFcMIpxnj0m8LURsDMnxsCWYCxQ96hBZUsE9e4U+LlzC8V28e/3uOfjEpv+EgTJMcKp0gqZhRDQ5cjB4EO8mk34f3/Wb5/beW7lu4c6LC3dpXqVMma7l+zHeX7968/ZdGvhjYcCCFe/NO7hQPJR/HfdFzLTy4seKIdvLPHmz4MuJGVM+bLj0YdCoCYtOzRpzY86jM3/mPPu159umI1vm/Xg0ZMm7WyPeaxx3a+W+QwN33Ry27tydqRcezldy8OSRq/cmrdr66u/MyY/XXL5zbdm/uV/Ozt78Z9qnz0t3Xjy6eu/U58Pnj7076Ma77r781lvOPgMF24GEfBwkYQfP3mqrrbckpOtCuz6SSym6NKxrLQ9R6qfCEe2ykMQUJZvQxBQ3jKvDElfEK0X/FCkMca4MOzwxRBlBZIuuFe/SkcgfYfzwxBhpTBLItmZsq0kTYYxSwinpgtLDHa0sEcgPK1TSybp2VFHELnsMMsUw5xLSSzKZrLFFJPG6660nz7QRTR7ZlDJJDnUbMTEQ+xTxxhJ5nOtQDLMEErDO/np0tEcVk1TSEYcLMVDdrDTvI3z++bQf8hDDMZ4oUPBHHiX8USJVVFlVFdZVU51ViVop6GGte5TqUNMq54LSMRIjEGCIBB4oYip7rGriAgPsQasIo2QAawoLfnDhKIQK0WGLBY4AC40pGPDiHUgmywiNBAa4iaoogGgCjQu4OImJHrbIAN5wGTjgjKO4UOAt/66Y4AEAGQSyYYlA9i0k4H4N+he1hYbgKB7J1HIgDzYkMKAfJpi452MOvLXBpSmMeKGAed5J7MPsQnTZ5UAvJRBQ7uzD1LBgNeM1tsFw/nPU73jO1DLQfj5aaPuGRtqvSzczmsClSRvOsV03q/o7pgkbrMOgjc4a7K+5VjrsrUe9juqn1S567V6LRs7nsg2LO26d6d667Vzx7rntof3eOWuak64buLGb1pvtnPcmmnGt5zY78UbzFtzuvgO/+/HMG5f7z7wHnxxzoDWvufPYjkN8c6xDd5zxrhOPh0EH84HQ65ttD5bmqJO2u/bRc19dM9JR/9lqxfmeu3eZR799cf/iwVYd9OY5d35s3Am3WWzPDS8cbq+Tt3R54KH2mfKrIVe+8d9ldlQ2vTHtGlO9ebV6fk011NLMmd2Pef/49V/fTH06Ep3OBKxneaYfngLV3WrUISZ0AwWqkscEUSWPCk4QgxakoAVRQAG1bChLiHpfYobkontI5R0rm0yIWGiPle1lHoUoBEo8IkOlzENl7zghw6RCt378cGmSmWFgZvixFclQhgfsma5C9T4mlCFG72AKihDzLLv0sEop+iFVquQxKJIGEjH0WaLIGEI6nfFACgradNJIINi4MUFxFM4c01gf/SwHjumpo22m0x8E3TE6dAQQcWKTG0DGh5AJguP/IQNUyD+Gp46CfOQgn+NIS75nkgLiI4LE8x8BNdKOe6TPITcZSEiykZLg8U9/1phJS4Yyla9k5Ck1KUpUqrKW7HHjLkHpl9g9aAcFDNItZRlJQqLtld1BTh8rmcdEHueNTYtmIvUYSzm20ZPTjOUiqUmfRiJzQNX85DPJuU1pmkecpixNK22WG0nx6mXso5R15lnPbuaMQ/kUURkHdagj0ahz8Vuf1wy1ljI44lP/CNXUFIeXIjyUDj3oxgoiOtGKUlSiGLVoDySDNXjCbJ4u6gyj/IcZ/63lLW7xCF0et9APAYekgcHRCFsaN8315YRP25NnZohOdrFMUT3Vy5oO/9co/cHspJJjnevStz3sBQ16xisd+o6mvp5973nm0xxThZfVrXo1dVrdHPmc6jbJSZV6UNWe5b5mPbFWlW5qRevNync80TWVMJVbnl7Hulab8ZV6a5vZ64YH1sJej4Sei2raCEtXsp6PacnjKvPmiljwhVWqxTtrYsPH1rx+9qpzdatdpVbUX85uB2FKLM5iZlfWpTWznOOZ02Ib18qCdqpwlZ7q4NY8q3I2t4613GjN2tXHkvZye2PsZpcaPNtZVriunVpheYtcy+pOfvXxDt/qByjvKjWgqyUhiqoU03ga1btIFe93W1SiQqWpTCLVDVqmosB/4KNOqNHOPDzGlf+HcsUeRQBwES4S4AEHKlQaglSlgPaz5QEIRSyCEmp+SFCAGo5LgrlfIn/zT6Om5i6CE6t6HFNeNHmNjAT8FZz8yST/lJOT5WTnNa2ZznAa8zXOzPE3bdzjY56TlDLW5jgpuUxcqpPIR2YoOu8Z4xfXGMbtzOWRwVkZHVPZxqVk8pOnjOR2zljLvWyylBWU5ED60cs0NnN9JElmbhJzy2vWj5ELcVoIZQZS2VRkm6/s5TdzEs1bpjMiuYyeKMc5zWEOtJgrKUftFBrR56nybtgJzl4+etCMdvKMxcNg95nHnqGeVKS8+WhQTwrVorZndzMVT0zCl7xMsO8Pzfc+u9D/Oh5qCVUh7oHEJvIaib2u8E1e+un4FfRGLruRiZUDTwtNCaovxU5fuGSpXNVJUYyCH9lYy5ix9QXbevI2tjPUoheB8EUvtVp24dkrY6+PvCG+9rrJm215kxTdM70UFUU6o0upNtv9RtOFGtUyGvn7TH8CuMEZ7t1na9u8DIcfuTE0pkBh6dwzDVTD/x1Pjmu8RR0vODxVayWEA2nf85P4yAvucZUf2+PeXfjE3bfya8c85RuvOcl33vJ9uw/j9xZ4wxUOdECVUEgsDzmOXn7xnidcSR0X+dKTbu6b/8nmMxqvy53ecqVXPeP4NvmJB172ehe72FiqOtjJhO+Ax9vO/zvgRxfo/sHDKrZwuP1b9v4KWecCltvSKyt1BS9ZuS13tqiTWlSp+jns5R15t3Ut2lj7ssgF9qtl3fvZQlfaxXk+85DPVLtXLd52f7R/4GV1xbWt7tG3Orzbln3L3QvfgtZ7vGjpRxlmHR1vq9AwiSnwcApcYJXS+of9tL2r45ejhAO0mCXE0+c+jef7wNdMBQXhspsvb35THOM11t2X+Z7qVJNa1B4mIAixnWzsNzDdu9LTojxsJBZtf0Tc5xIa4XQhLPGoSADwStqL6Z7NT/hPABNwSO4CWA6QqLjvTVhEMpZt/RBwAe8PjdTPT35kAGdEThpwSULw/0QKACuwBP/v7/32bwNX8AKXRPpESgVdsP3yBAZpEATvZwVrsE0irAWR5AV90AArLkcIyE6oBE6KsP8WRQlPUAiFsAf55OYMsISqTQLtT/paUE3chARNaAgdcE4iUAvV5AqDMAs/MP/I5Ebmwc66gAdIAAP44B744Q3orgveQEy6REvwJNwUxQuBMA9nygzT7U7+MADzxEo2sNoSkUYgcEr4z/1Q8EsEEQ/NBP926g6XcEsMkQf1UEl2kACRcP7A0A8psQPLxALJMArzcEx2EEz4pBPvxBXzadtirsXERBZFqBb1qQohsQBt0RbPKBdZ7AjPS6Dox1f+yX3eIKFojW+g8K5644f/HqWJQizPAKj7EKURj1FoUJCKnkNn9kPCBpDitq7Vgi6xoKfTpqo2NvCzAAoBmQ7dBgj22o29TM/dRo/fwkTrQC7szM7WrK3eAA7j2i7g1G7o4mkg0w7nzuTnsI7nvG5MpI4hny/ftE7+YO7nGvL5JnAh3e77YM7nJtIiQUgjEe7kTCjskE6+VnIgDdIgsY3tDOjCZo4cpaQmCU5JyNHizC0i4RHkOFLkehLlls68XDLmHLLrri4n5w0phVLgjFInCW4j5WtTsrEgMZIi/bEpK/Igsa77vBIsJ9Ija87hmq8Y7cwDrkAE8kEE7qAL3oEE0IAE4tAnL2TqcLK8dnIk/2cSIJ8u4mSO6y5y4+gnHxHyK+tSUU7y4S5MIQdzvOjN6BwTf/RNKYdS7M6u6SxuMkmSMhVT5SDTfo5yKffRM0Mz5/jRHdVtMZWqxRbQGp2GvdSrfmbT8QYHNmETvNJrhF6uNflJoF6G2OoroSChPNhm/QDFHubhqJIzNuVplM6RyfTI1gQTaZij8l5zAPUP+0QtHfcnNb5LPkTDSM7tEHcy/noTRL5EF81I3D7JPVbjzwqJ094Tm9ZjjeZzx2jJ0FZJ/CCNx4ID04oJQOiTmfCokwi0QNAp0KCJzRZ0O27MnKjJ1MgsjhhpQpfs0hpNPIJsPw5NzzStPMKM0spMQP/XrJOeE86qqdL+Ez7C0z15Y9DmLJnCw0G9w8r4Ai3</text:p>
      <text:p text:style-name="Standard">rwEEI4Qq6oAMaIB8a4A52wBG6wAPqUMNqEEuo8AufEBSbMBD77xQBUZg8EBZJ8RHD8AyDEAdtkACj5ElnEE/KUBXLjRRZcEy/dBh9ZBe/EErHZATFdN64tBd9JRXZDxDh9Ayz8P+mMIQuzGmAERh9Ufmw0VAJZaYacBUJdYBuUVBUTOBys1fkr1HvQik+ggkSIaHKQCrjqGgKKlkqxfoaKm2c065O1Zse471wEhXPczwP8/VWr1NfMejkJFFu0ttMzaYw6fGIsXO666jq8aP26q1+C/OAC2l4J3Noi7lqc/H/BMvymvW4xqq3Hq/vIq91poeygGuyoKv87s5aqbWzxhVZg8dYfwv0gsu2xJVbAUfznuutDMu5nIpZoxX0EK82I8t0lOtY9TVbDcfw1rVmBktdwUOvlku3iPXytHVaHQdhw+Z7bjPudDQf/gAPPAAPJuFBuiAeSGADSIAHHCG7GPMzw/Ivi07ZOvIpVVYfVxImV7ZREpIsw5IjvY4n43Est7KEmI31GNMwH9MrqQbt/HJnXZPsCpPl8Ic6O3Vl73LoCJPeQFPjNrMq4Q1OuC9QrTE3kSpYJ3W6nGtfR+g3b/O8jPFRHVWEYC9RlyJTi+BTmMCUHAy9boJtknCq7Els/xVUOoOrpc6GNUgH9bJPS9NQHN8P1T4NxKCzQ1F1OltPM89zUBPl9iBV+TIs0yS00WYJygwJc5VMc50sQV2UQtOpzwgNOkoXRNVsyEg0PiMNkFB3zEy3RC8JlES0QGd0c5WsduuTcyHtdVOXQ3VXP1WXeH2sRX/MQ4c3m+KzdD8XdxHkUdaQBRzEYj2gQR7EAz4ASIU0mColFLdwBvtUTvFUEhnwSu0vBNPUSrFUUdzPR96XDy9Q3uBXfYexC18wTNi0EQUQAt00wtDQS42QTZ1wE6l0fVOQBH+wTDnQ+XIwfLdUTVlkUBpsMHXxn/rpgveJchGVfdnvgisVbTe42P/+h92OUYB0IzF4bxkP7hc3yzjZ0fpmkWjQj1lRdZ3m9AVbTwSVMKBWczfXi0l482kF0fkYxTS6szm+TW2qDzpHFr2yVlYjZ++0B6uIa/MW9nAEZ/DAqlux6lt3R/CKFWCXdXjOdfDqql2ntVv9brQeVmesOPCutXQe1ltH7O+4R4rzVba4rVrvSrPW+KsYD1zVlfNE74ob77raKoxDa4YVD2IVNlvfmI0/z11BR67Oyo2jp7ZqZ9vWkGKr93pnx3oJAZiKMSrnhGkXrnEp9ZSNcupM0mWtDSrPUOduUiUF0ixteWijsmg3zN7ODiThUS8JMt4WE+1eLmWdTiJHclP/+HKZ/fGZW3bDdvaXe44eAwi+/oceyXagrO2JvXl87hM81XZrmc9lJPhs9+k3dW5CEGjW6lRu50Y9UUc88S8cAa7BqtCD14tPfzN/oS4lPRV6ze+dTg2c9feJfyNRxdZvwRZ9tougz0/VRo3aaNAM2aQV449999AT8+cSiUoUW9ESuTGBcXAMM9oU0fQVPbqBD7GkIXhPPPAVLTEGPREUXRoI75QDFVEP40Sn+VcGC3Cls5mBg3qj4+QiWRFM44uko7QLdxijyXdKlxoRwXeml/ClNToJeTpPqVoGCdERS3qoIzG+mLSAJ3EAK5GoFbCnkVAR/zncelAV9ekd4m4B/3b0YkOZBKz3D4CpUfvvycAsVW/XdR8UyO7pPuVTnQQbRhNtsBO0x94TQSmUQefoQo33dCO7d10JlkB3sRVbdumpwWpYoilatCc6pCjNVN0DtWfDiWmTQbdLvQImEZRRobjrTQi2GOMtlHzVVF3YrKqxble1fbtaGE1vNWW4+tgxCtPa6tLW6vq4UhqafOqZGHEzcMc2qcZ5fHyr87jYXMcYkXELcOEVW4Noi8sv8V4tjjlLtzFpiqXrW7ErYC85Wsu7ejR5ju11XjnvkuNbHb2qXsE4jwUWjQf5sv6G8TSrjL9bkq1L9JxHWTertKpYp2ILsLR4tzzLeAiWwaUDpP8C/F3Fp/BEq8Qbr3KMrR/WMBaoN69lZ68pFrXW2WwxU5mzUiYNriUj8ydJVudOk+2GNueiDjGL2eHWreRsfJh3mTpJ0+yc7chr+Qwl8jIf0ikDMpj3kWltvMe53COhfMjzDYg1eIS3m4J9u9Vwk6EfDICye7VI2OlEyFAgFc41+FkKQdZ2QFPxITlVRmWSEy1cCIdW5h1uIoVy6M8J3c8LPTldKDkPvdAjPdEBXTkrHS0mfWX83NEJvdEZvdD9PNArXdDRItNJ3dH/3NIr/dMjndIX3c8R/dAXfdMFndU5vdQ1ndDRIh5sHYd0HdVJPdV9PdSHPdUNXdBp3dUlHdL/B/3Vlb3ZEd3Vo/3WJz2HWv3WC93XMb3XK/3XB/3UGV3ViY3UOR3XBV3UP93XU2jTux3buZ3c2x3YAb3WH/3ccYjSPZ3e073ep53fv13UQT3c773Y313cqz3T8R3dA97d/T3QP33deZ3gG77b2b3gKZ7hF/7gUx3eAZ7WH37dB/7id33ieV3jjX3eHT7jQx3fOT7h433hw13iSz7kvR3jXWjjt93lLz3iFV7kSV7XWT3gM97jFR3iZx7hqX3j273jDR3nE97cZx7p933oOz7leV7Tgz7fmf7aCx7cgT3WI33XT6sOduCTXxx79Tq1lH3VcUjbi/7lgT3bSV7g4/7e/32e2JR+3ll+26k+63X+1KNe4qMC6/W+34n+73Od8Ole0WW+6mld8fne6Tme8Dt95Bne8FV96/X94fVd5S295Scf86ce4P2e0CVd1hG/4R997b/+2ZOd2SMd9l8/9te+7ted1HX+9XN/7V0f9il910/d12c943P/9zn9h5hADj/lDfChOfHm3bQGMNW2zjkzKcmW4rKWiXXzzAvZkfMWzQmHocUW96SLmmFPnqc2vNaZxrU29YxNzamfKj8yIykT/sGP66yuH415Zun/7ZwNygHC3j17/eb1I0jw3cGFBgUKbMhwIMOFBCFWlFixX7yICO/Nw1jwoESDGy8i7KeQ4P9GiygXrtQ40WFBkBY9iswok+XHkyknlpypEmhMmDphJqQY8mRRpUaTjkTaEydHn0Nf/iQ59aFLp0eZ5pRoVeTSp0xL2ryKFCvOkSCjCn1ZdqjWoDupSs14lebNkHmV6u3YkKzgu3wXRrXp1W5Lv3S3Bu5qOO3ex0KDKt1BIp9mEjtYaJ5EoksdzfnqdFlAmjPG1ZYPFrL8+mZsh7Ndn7QXe2O82rg79naZ2zbw27MHvgbLu/Zu4j9/q0wO++Ry2cR9H0eoHDrG4M6NR6cInfr278+lF3cuHLt189WNhi+Zvb3u8+HVg2e/1TdS+NIpgmyOlEy37TWgZWzdBpKB+in/2FR/BRLImnAANucdE2Xwg88b+PyDTz+5vcYdiMtd5x1YGoHYnUMDeYdii1/VpdVHMro3l4s29nYjigHaxJJuW1EoI2LjFTIijlrNh1tz1y0Gk0JOtpSSR+OxiONyUqqI5X/+CWiUlr4ZZ6VJYjk22YomHYimmHONqSKMLfmIVVgbKdTXijBeGRmcZuL5kJlJNdkUnYD6KOhRfUXGE0xhqcmnkH0CVmabgSrKpJyFzTkpYH7eyZKgcNm56Wo7gdrmnqOeudajYpnaVlOnOgrUgYjaOZl/p1bG1Z+YwklpoX+iemWalTV6a5xvEmUqmTL5+mqxrfJ6qKEc0doYtET1/+qqqFt5eiyjnN4Ea02cJqung6sKhBlpG2SwwR+abYDBEKQNwcISqe2wUoQXnRofdeKVN95w/tKGH5LDmVnfiTJNBzB2ZqEXpneK9kswcu0RfLB9GG8sMZIWW3wfwkExrLDAtD28JMMSN7xyieVNzB7IL1fMcpIDN4WpQU8aVBeF5mbJpY8+jkxpeUvOqHNLlP3k85ahBok0jzx2SynPUxMEEz47lKEhhl7j8zU/TIDNzxtj4+MI2GqHvTY+TJTND4Zjsz122l6X/XbbeOsNttlrez033l+n/fYbgKOttt2Jkx333UzYHffac6v9dthmR+642n57vbnaemP+OdiT7/9N+t96b94133STzXjYjeudd+Nyt6147F/bDjrmo1POttj4sN577sH3rrron+9+d/DFK3+77IffbTzxrode+d+xh/569rwDv3zx2Ld9feSBS6466MgLn7vo6SPfPfvso397966Pnj7d01ce9vn4S5+89viTD73h7U98fBvf8+o3PPl9bnoJlN73+Gc90/mOgQqsn9sQaEHmgU94EnSeA4l3Pgm6DWzpIo0J8zGJE6qQMx/kXAghaMDocY+CCPScBvmXudUFkH7l4xvsfvc1yhXwb3KrYf4YJ0QOftB7mJOe/iTovgAub4kWPBsVPbe7GVZwezS029wcET//0XCD8nv/Yt+Q97jFZfCCrtPhGdd2ObJdLnKKQ9/m7OYIDeXxH3z8nYYyBMg/JuKP+Bjk7w4JyET6MUOGPGQiEOnHRy5SkBqqpCMPacnfNdKSb2ikIQnZyUlKEpSKhCQgR2lKSV5ykZrMJCMJ+UlNKpKTmEykKzsJS0HacpKJbGQgSwlJVZpymMEcJipr6cs/hnKXtnykMiO5y02y8pnMpKY1pwlNazoTm9Xk5jWbWc1tnvKb5FykNBnZzXQqU5zlVKc3zanNcLrznO1cZzTrCc9psvOd4MQnOv0ZymfSc5//5Cc590lPbyI0ngw1qEPdCVGAPrSh45zoRAkq0W4mNKIXZSYm/99QSWd2ITMqLGlJQ/NLU+aSlR4VKEUzCtOOulSfHJ3nM8uWzXz206EDrWlM5TnTnQr1p+Xc6EF9alBxQpKQr6zlMotJzFRGFZHCdORKA3lMYEJ1qoVUZCwLmcmvEvOqqeTjP6i5VF6CdZaaGytWM+lKlrbVkhhSa1VVyVR0epWtiKTlM0nJyVguM66lJGzaFlnXviISp8hUKyD5kUwgYrKuh1WsX5t62cxiNqW3ZClamZpXWAIztGlVrGlricjKynWvpD3taluL2tgq9bWljS1tXTva2t62rafFUOp2u9vZ5rarjLUta0v7yOICd7jGFe1vmStc2EZXt8fFrXSHm/9Vlk7XupeE7XK9y9zvQlK1o03sY7sKXqYqN7zsTW9p6+pe7soXvrV0xA66YN8u7KCrJTSpfzezA8PxErCt9KyBm/te4Cp3vek1r4bwekjfUje+vK1lYh98yMpKWL4I5rB4I+xeCHsYpyLusIl/p+EMOdhzitxwhf244vnSMqXGdYRgGZk2zYZUx5v9a4ZPS2C/3njGOM0reUk7Yxrv2JBmZaRvJaHHRyYCsr+DstoSYWOwGRLLgywbl7Vsw+Q+UhIZsjKZ32Dl5BbSyxois5YNV0krd+2RNhYw2pJbSQxhec1RBnNX/0xnSbp5ykAcpZ713Gcv48PNUP5yKOW8ZzT/o9iTJD4voSXdSC9LuJOIljKcF11oMFO5roP2s6Cr/GdZTnnMqDaclBfd5jXrNcuwLnMhc6znHLu5zlTm9a2dXOY5x3nSGEazsG0dS8jCeZRd/rWk7yzgSLvZ2FUO6Vr/COlI0trXkb60mXHM7FhTW9m2fmWuDXlmK5M7lF5O25St3VRlaxrcxL50L3WtbT73ctjx/mqXOa1iQeIb2qCmdrrFre5/G/rYz+Z2jt9c7nH/G+K0xmXBuxxoUBpS3gC3OFgZ2+1NI3reYbV2u/H85UhDvOEb/6Qk6/xmklv54x1POL8djk6FP5mSd1arnKf97WUTO9fldji6g13gLLdb/99Kt/i7j97npl7b28ImOdSpvIMJYIAQDSDBO7oA0pH+d+woPXrBGY3iUOPUzfK+NaupnXEqm7yTh5UzehUN7ZGLG++4lDtO1z1ma3N57zVnOJ8x3lQ6nzLxBD/zl5dea0z3udHbbvmnzyxzSq494HhW8dQjH/gtB7zaPYe8lZve7G5Hsth73ibLH8xmpjO77omm++FRDWpZOh3pqly1506de7Rf+dCyVnPxgx/KoyNe6WL2M/Gbr+xXnxy9X26q8FsPRE4bv65NhqYsfwlapxrTsj3upW13nFaPpzr7i1/rNiUZ2VdbEtd6/HNmof5LKheUsErtvffX2lWHZXGDhf9JzIZefIVKOjZko+dXS6dZ26RaloRy2sVKnvZ9yzRbnvR/jTRtwsRUHIhYB/hnSgeABlhg9td7giRhh6aC5baBuqRXr8V2vgSAHVhXNIiD2PaC30dr5IaCfeWBrLZnKHiDOthykVSEoXZYJihOJihXOUhVMJhlFviDJ0iFHWhV3XWBM/hHiDZekuSDBjhysuRuBQhmMPhoFehbQWhaV7iDuUdrJbiBS/iGWGiFFTiHW0hcaJiCF9iHVQiAJ6hJdBiDGhiDxRWGfsSFuPdUhtiIxYYPXXAFhEAaaMABO3BfJDV2JhUaSRhkFohhNBZZVFWGi+RmhaiDKoZXf4hKqhT/h+YHgr3kYuZkhic4bdRVhu8mWaJHi2+ISvoXWqzYi6h4gakWikcIci62YVTohI4ojMBGga5Wi0/Ih1kIiJEVWIdFakhWZOXHY98IfoUFcYKogJqVdqH4S3jFduG4VhX3VozUZM/GSfr3dMl3jMsWWH92iq9Gc6ekaIS2eqCmSkXGZq/melb4cN6XkL5nkFhFZYQ2kDCYgANJXILlhZ8GiXYGc8S1WLBHgGnnZ02HbF0Ff36mSXr2fRD5fZeEksZ4hqLXjaaYZxkpfnZVcj2XUjEJSFlmd32zePUHgQlYYAR2bW1VWQ93kAcZkGtISu44hRspdVHZWRpXWR6nk1CZ/2NC6Vgwt4ZVuW/nNZVzVV/ip5QEt25GaYFVOYQ4RpZKVlyd5ZVdmEndqIsaZ5cF6I5EqZMSGEi36JGJVGT2dpcBeWaI41j1x0uuR19E+VUxuZdf6W6OeZOAtXDZl2l0lVITd5hraXtFeZh6JXiulJVq9ZheWXl2Jkg7MIkmJAJ4IAlit4mcGGCZZnZqpkt95kwz909iBW/8NpUTuWlouUgVp2iSeW+J9HOT5Jfsl3wwd3BamWw7+XKguW+V1psbx5bDmYDLuWmdJ48gN5mDiE5ytpgZho2TxXN5SWYqJ0rK2Y/dGZznWJPKt5IDOIj0CWihJpAneWr8qJLruZ/65/+ctvSW/smfVAVmuWl/i9dr1Jl84pmFJdldZoVK6+mFquVblJV6aseAOzl6NziOGAmQ3Tia/EiiuKeNumR1exiOKtqifDd6U1hvrgSg2Cl9qeNMVYWPPSdOm2eP7fdUHvppMIeR0tmAURZY9bdsPnhIaUaS0qhqaQeQPOl2cLhmitdXo8aLiNeE5PZqueh5rQihvSaE2pijT8qPpfhYFliExiejqiiCpOc5z/ZkZChldYpJ64iBeNc3/BhrHydm99hdp6ibjjeCJbmnDzpIAApIjBakXXimhvak+wiliOeDGmqnAvmmzxapayhrKkiDLoiT0LSe0uilpPd2jAhooIr/jgAXaFdGgu2HeFXqafo3cxboqALJWHJ3p3r1qutZWV0qeoXJgsaHgXrlqauGYZiXqcDqgZQ6fNrXp6P2p2sKTdMpaMcoo7OaW4WZdRZwQoSQATwwGrF5Ul1QV28ppJ2nf2FqnjZ0pRhWpxV6e21lm1eaczAmf8Z4asdKh46Ye42Kqj9mjWY4hgaIsD5poaJVivMWiICapws6aLA3jIpaWcQagC4JhMUKYhD5jyA5WRCWrbLWc7f4g7foe9tKpYb5STj1iiY7lEbajfO3gPTXouH4hyQ5aT7Ja/OIpJ6XjkTHlz6JV+CJk0M6cZDVZHnpVQPohC1akg+Zn/YpkUB4/4z2R5eh5nLuh1UhCG+qtGtbi2r72pCo9Ior56EDRn2pE1JveoDHtk3LiDiD5aT5iaAMuVgGCrYkq7OexZmjV5RI2Z5K5qDo5aSTeZHi2ZRvG7O6uIR8GZby2Z0wpn15dm2LKZQHeZaf17XSObi9Wbife7RhSleGtIQJGZVQGXWfRrk/1pRa2bViNZqES5Q5iUuZ65YEmJe4m5CnZ7bhxpzzGVYLyZe49pm7+5nLpLqGmZmiyVY8B72Yq52HeauRy5vYmWeuB7vhWZZCR7tOhbu+CWyra7RVabSsB4lStgMEYAMqZANoYK4nNZusJ7UGmI/5iFk0uLziBphOF5hb+f+TXymPbDWFljt62nu8oHiRHfi65xi+yAm5DtpplDm9gbSY01acYZmUnVtngvm2mfu/i5qRHsy5xVu4G/ybH7dKRjq+a0mPq8SowhTD+QmQADloWamWgtt+MNy3tViWfjprs2pn/Zdq4kSh0ESPGMpsk+t7w/lLD/dcKgnFomq6Fgy26EdaEnaKBcyRSsqLuUdtc6mkv3SKM9mkU8tqtdaxfPvE+shWXgpy72qeNNu2T+xyYwyOMJejXqhm0zm2lNurj9jF/RqFIRlqhMSkCiqCcndlsOhcv7es+cqgkvyBuvTFz1aYV2aE0Ua07CeytcR2obh5EKuvIRunRIxhrwr/X31Yxga5rdpqjDVqqu5at07Web7Hbmdqh0jYefZ3ijsMpaOMfXK4eGfKxwV2w4cchSAKpq7Ko7QoYW8XyGxogRBppvmqaKWaWM1GfYm1qavartpIykMoZXG4ZYwsoOA8sq3WXe0Ke69azsJEa7oIxmAIzAbpXH9IprBKsG/QBR3QAPEbmygFyi/Kkn3sZ8vkzqN6zoF4pndYbk/HolYKxrmXctSos2XoqbwKjMXY0Wsspjvrd7p3ktbqj2uVrmlo0hTb0JRc0tKKOKn6qR6Y0aqKyxE2XCg70seErey3xS/90vZ8l9u6VH1oxpcFc0RKcPOXv66Ugu06ty8XS0rN/0kYPGfENrfhTNM5SkhUHdOAFI9i6W5YbG9T2pc6C3/JF3tT3Kuup252C28s5nbSSIAfGdU6G5yEVa/S96n5ytVCKpaKSJP+y7jFVqrIJKKDa5J8K6EBS5KHJqFN3KRsi55be2Np2r9D+L8xSZ7t6W8b+ZjQW3Ckq0jc1nfyGZQOjNpIx7NzXJ6wdp6JedcEp3gDrLyiZ7mmO5F2tZCCu7rjC5bUGZcU97a3GJfQ+dt1LZaT67npOLcMXHAwqty8BJ+2C5nCu6an7aHdG8D8y25i3L9F97wxy9y3xJnJhNuLZ7yxe5OP+5aM1ZOx5EzgWVwbeXofHJzzDUqHe75z/P/BpCmBbPbazUt9s6CaIiDQZIeulQtJpWZ7Seq5Myu18Za7AcjNrEu7oAiKjCvboB3BHRfcGDa7Ab57vj266cm4itm96e3d+oZt8PZwhVnX0JmQAq7fMSvjQ4lydN3dSRd4J77b8n3XsSfRKElLWAmC/Ih2jY2gOI23kuVIXu3ZlnnGVRV8xezcKdncTsfJHzt8TbghfWSo/FjSzInAEFakIJUh6NiQHQrVmFVpgRlnsDWFWuzSfKmlUzfcWJxqgguiaU2EscWoZ3mnkjpL9hzIJCtkUFzFR76AQ9qX5i3JOH3VzoblgvzJxKzQsHhkr5ZmRNfXgL6NNA2EI+iHC3r/p8H4pKuqj0YGf9lcsb2npg9KjAJZjWHLzl11qyAZ0gz6xfN80r4kTiabsMU531jry7pX6KIca8fe64jsjBeGdmrd0q76sW+toD9O0qWeVenGokbOiIj66rSurYmu7HOKknza0j1oaZXGtXiomxmYyqW0lpncy9TXhtDsq+YXg/w+xAwdbRk60329sdU82j6YRwFGApSY4LL5WSoHpWi9i411gLObrH060WYYz/EasHZGgUtIbrk62V1s0wUG6GCo1oAph38X0rvurl+twlKdWmcsqKtO0oDOorbZfJZ8XY/87U8rjfR879Hop4mOkrNeyI41g5NN0zxG1RNHteCn/9t5C3EerNxVPWP+5pMPvtL2nLyb1Y9mFYoimqQ80AH1UA/6kPZ6kPb1IApqD/ds3/b68AETAO5FWoobTncD+aV/BqIFKG4PvPWi9ujEh05Uto6697GMDsUjd+ZKDZUQD6e33adZH5hSu4</text:p>
      <text:p text:style-name="Standard">9+j9dknu4lSeZ66LrglpEgysgERm7E2dWH77+I6XLxSeDFVqCUuXP/rZlWnJkDipnDe+ioD74S5pS9/6HZeZXATZN1WV8bnnEW3sBBK5qe9OGXpq6indppO7eui9xAPtdOtcqoWdrPu73jXZYbqXp3zZ7Ondu3VN+R9fuDq7os7t/l7f426aPpH71OnKPDDXrUzXghxf/cpl16APEG3xtJ+BIJfJMI30B8jhQOPLiQoUCFCCVarMgv4UKE/BY6YmhQIL6CHLvwyJBP5UqWLV2y/IOnC8mFiRzWxGlRIMg3GidC/HjQ48OHDikO1FgUKESKPkf+5DiwZMKbPkFWDAmV6UWgTg02DBkRZNSNYDdGFOgRoUK0RSN+BCr2Yc+nO+dKOpqwLtioYyd6ZDjWJkOFPBV6LdhRZFKSHQsLXZwXKUfGUPEuNfrVItyenDUTnpiIn9iLBQ/r/VkWYcnDBofWfI1vKGC2tL9KLJkz9ObLrm/3ZLvQtESiIwFnro1TdFuyQt3ShC6b4etE/6z/vQ14OD8Ceur/6eHjvd547+DLj/+eXp+eA/HABv9KOu3X3LsJr+24eqFarrkFHx1tM9mI0k0yndDqbS7lJIJNpKhe64zB2yjDSbioOFKQOOlQ+w0pnQJLLUTULOJposvoUvCm1iQcqSK0pnMtodEc/G04m4LzibgWaRSNsKGA+wxC6m66aEa1HoILuqceGxBGg/y68EffBotvPgyrjO6ojII7iz8sdbwtIiR3nE5BolR8MEYGe7touahKSjAoBv0qzDfQHGTNr8Qm1DKuK80UbkmkWnuKIxuNczA4NOPirzg7z5INUTH3OyrSCa+qqalEM8VNqviIxBAwT9kSyD8kkxK1KhcZLCtU/4kwXUyhxGwjs1UqTStVM1EnbYxF0wKUSC0jgZqKT+miGvNYxuZ66Ejd8jxsy1eRPCi4t0KrqQsCjnipW2/buGIHssbtLNowlTOy1Q9BnYyrMUvyckBNnWuTVfgqvTGn+mRk9jZMRZtP2kZfrXAjwAptCEk/c/yMy3sVzjVUUmesaDiIKBa00jt95PFCQC9sWMoxe6TxYKJ8grNPSAfdsMEd6V2LwZONwwpFnbz6ELUS6UpYpzhnJC7HmyXbueeEI+XVLBFZBFrkpc/60Lp/eqz5RYS6+44FCwI5woIjugbba6/DtiADK+oRhYB+FgNxwZwvVljUNeNr7kkFoT64DP98mFir2p081K3Jr2yjdFAS2xIwsYiOXM3nrQjCyNO4jKqsZVAJpJpu6KgWFWgcJ4RvUfyYmhFWnIDdyy/Dxh3XRb8EjBz297B7kTLVlrLLwbRerDnTtxDEcK8WFWPuJ/7KKrH3OomuKTOyDj56MCAdA7x1qGpnqseYtcodW6EMvFvesDZzSvt21zq+9Kycb4vxz/77PfnQjlfzqvKFzWtxbPff3iLUN8yRV1g3v62wrnj9wx1D9kQQQ82nfzmqXe1ORJO/6Y4rwwtLiRp4QU7dzoMUVOBWMqKaa2kQW1bh4AD7xybFHA1ZA+lCBzbgLRqyZAMfmAl84GTB/PzlQy//pEmySJgr/fDvLQLcn/OSmBWe9eVu0CNS7ECDQLwNkYJ4uVuxWqRBtByHiZIrouxSF76+XFCLWrzgjHhWNUs5MIMXI13wWiY8Dh5Pi2yRnwkRBTglcmhCQdPcyZp1rj9aDHD5+Z2FcPQyC2kIYfrBnOAgEsUClqtCxaLOQqT2kxXhiAcd4AMJcvCHP+SjlDXMh9TysQEWgIcAo3NdWKJDMkSuJTM3u1dpfFOXx7BFYXTDY6B8SLqYKaw+0fmKEpfSSGaeSmbnaxmLRFgaEi3tlql50c7k8jfwSSg3YuKmACfmqGa1yFlBypSR6MW20xAISDTiVDnvRbGsYKVJ+PKL/5f6RSk3HbFjR3Ma0vzlsoIFMStIAxq/PPZCezJrNvgq15FEVauH/SY5tTpdruyppsF1iWMRyc28KBqsPZaFP0IiDp3C4qVidahDjrLXsRioPTcx6lpYKY61RDq4g4rpR3IDEGgGRqOWxpOf9CnUtfZkoZclFVS9MY1gNmU3HcVGdLGhWU+l6kKq4nGRdJvpVC9DKAlVZVMMVNosdnAFEaCShlMgwEy4qZXM3YY1GhqM9Hx40WYlcmNm5VW+SnI5s0ZPrCrzXMSWUqdyZrSmCGPXI43FGjKNxWlMKlayOmouGTVMmMMJK7GAKNiF8mUqtZlUnVxar3iKTI2Za9VfC//6kLFOU2FEOpJhbPYTyr3tcI37i7UqJKVr5sUp5augXEDYw8PZC2hMBRFGksLN6lwnWvjxCgG+wy2pdde7302lSoZAgnoQYBZQSuohpbI9hZGskebjmeJax5iE7u4NN9kZ9Bb0Sz5N1z52saShyDJB3yJuQw5zn6zmdC1FXrJC77WTcHf1TAel6iAEPtaCqsQw/zFHem4plx9l9zrMXAt2lzmeUqb3xhU7EILb02D5nidHzjCrLpXJHe8IGLtJoY9/XUmuYegXlAhRUY0AzR0Sk3fc5b1PV0dZHSevF8YvUtKKRP5M/v4zGb32boGkcqH/1mvjFAbmNEz0SZP5M5b/CabYQfaDXb5kPOcKSpl9KBog5bBsQT4bbYMGbGGdIceVKKbZzDQmjQVHWOY1BrdtE3xSXLon4noV5g07eEcGTulWl7DgDOICZjKthjMT/Y1am0uhf22XTNyZmC/cY2KP+SJO+YlxLoYuph7f498RyqqImVkgcUnlaiuzeiMnCh/9APZF4xoncro+djEDjWYDaWasKOzd/9JXMSjLurOboZIwIbm902VncO2FjbWe+9zl8vFFsdmPXwmE1wCn164FY6F6I7lUDXFkk+STUEUIwIc5bOAfnF7JwcMrggzwgQD2GMll2jzvX2amuFYDXZQwOi4TCMAGCYhBIkTu4Pzx/8wwt6yc4HYoxAQeE7VTss05A00orxAW4zzzrXpxvpUSoTx4/HWTXnDmk12hyZ8H3VihliWxRJkMN01hUr0y+5ldTtaoWAEammo7VDjKKUNHVVBCg6ZYjVm2ZKW9ydT/iU+IhS6XmgVUgHL5Ul3RHaf9SeenWEQg0VnM5ik1FpgCFyQzeZFVO4wtbgNLpIYKWClcClPGFFymjqV8ZZfXKT2fmjHBxdZW9dbOMtl0JapzCrS3ffu0cuJeqR6x8ZMCVofEHrgj/warqO8VyAyyAzJwC+EsaUAHukCP55kakC93b4FElDkGS46xrEUomMlJQYgVTKdjV+RVkzV76Zc+9v8Z2mfH9LdRrzN0dpbaD8umutLFMmxVrEYwV9Ivedq8EzSzEvytv3R1pEeWpypLp6eovSf7nqdJjaHLOQ6hrQfrkAPxjKIZNOFhFp4gNY3JF83RuQ76MIPYJKrBj7x6A+1igRlSie8yQRNkOD0ggCL4I9gYGrO4wOFypizisUibHsrqODBIgAcgPnzYAiKwAQYIgzegB6yoD/4yKKNJwHPhjy9jLhHBtXNLIPiAPHtDNXOxkQohkOcSLkcapNERkPigjtFZNTlSnBajoMrgCTRqI/jqoCxDowVqngT6tjIhHinCIIOZNDosnWrxDDl8DOEpFhVBjQQ7tJ+QwzV7sgv/UrEi0cPJAQ1omxjmsaBENJEZa5vvOTMrg6K74KUx6pWnuDM7nCJJw7EqI6PLILHh4bBSbIoR4yA5rBs/A5w1I6O2KSCvQJ0jq8MiC7MjUkAf45kAaUVQlLI9dCOoCQn/AhbVCYkJAkQ/e5FohLEEoqpriiES/L18YAHGUKwnSsBtSrdOaSO+0ETr+TU6nMNyibHcQTbOgJ48JLS7WQ7qqSBxIp87bMXXKcZ1DJ9lw5T+kbWARBXmwEdoCsjzgQyDFDOha44h85s5AjPV+Z0mesdLNJpF+z4am6R+00KK8Rx6yrj9CpZhOhA8W0AuAyZ2Ex+SuZxzqUckwrml80Dp/yAZe/o3WZoogxi4EUy4EwRK60hBAiiAUgMNKmzBJwQwlpEb/JOlLxqIjkODHTyIPgAAJ8gBCaACWQLDG3mbLZy3+tGxHYkNQdovZ7OzLKue6zILDCsupaHAnKm5YWpD6ACaxMAwQTmwlKo+MIEQY0kW2tIYkQKqzjs3SdmqtPuT2JMS6LI93YA8QnGnS5lMyIupYgGtvSOpLPk/RUIsLJHM1WOVzuwouikslWq9p1gq1yK992u8pNucwZSZR3osl0ESFPu6ZUsorIo8etKoehKtV4u6pTKfXTqUxKqQwmqV2lq/iFqsZWIU4Nyd0RrMU/G82biTRLpAJukX9XmpgP8iuhjpS82YOxAqTSTZKgBZnOfYJ5UqmFlgq220gBWYBYGUrkAKlr6aE6OEFC6xqouaLXeZw/1bla8bKpDKO05JKADVDYw5zNeojI3izlhpntDhE8QrKIvaycf8OkthSwipTdFU0H7Bldn8v9a4FmcxPPJ8OhOtOlrqywy5HwFrk7g0wHUxM+CKy0m5K9dYEc+oNgjsGWDEHQJDIvrwk0uBCv/KR3yQmplJokQQQW0MyqAUgRaIBAJ4h2aay3XxqUiat67EoC/rFYB5g477OB5MiC2QgRwQQgVzzgyDsGbkrfXySO8swKXMrzrTOk5hG1RbSgyUQpnJJAmLJHq6Ppb/+yFyBBi9IiF+PIvMYJx4hC/teTF1xJBiW7ZPfEMVijVRjB8wmp0OgzH9ESNC45SqwMN1nIpTRB5JW5/xgZGYsYp2arFKRUdvW8RyFAlXQ54SqkiWoSJ/1J2f6kUVu8Vxu9QQC6Emwh597KaxZLEsI6NEO8RCvB4uWh2GjERRraJUBbFpecUEIsRS3DISs7Iza7ZkxTFfHSxThVVWJJpJNDYOwgpVBTPmcoQd6II7aACEawIyEJdHTL9NHaa3LCYJGZdaU8cm2xNVNUcxolQsM9j0ydROxcdlJRgJXDWD7Z0+w7NrlVUog6aZ2lZwQw7u8VV6LUeLnTKG6SNTNTFd/3UfpPHFbpof5YI9V+wkMTQXlSPJkuy3xlpCvcCRhdSwHiWp8ow3grqmNpKxM/klr/oKqfGKzAlIAnAHnyzBKj3BKy2vAvhKweEcasHRD5k8OyFFJXGXMxUAHXwAkXiDWZA/cjGwHsIrDXucY7SNqdUwXZ02OYo4aTrJ1HDLOu0hCDwu26mrQ9nbZ2pVMEFPzWyTBWVbmDqORYKY7aiVb1LNpcDLqlqw0bSoxzTPIxuZe0Ktd0La7HSqAP2T8jso5kxRnwKinprOrqBR8gshypi+PxWo5ziqAT2ydFnd5GykjWNPOTktmcrQ0iPO3BsKxntKKKG83qWSx4OelHEki//5PB+VpZ9RuqPYk2QJKeQt3eFFP/PJzJwYQ1rJJXiRzXfZrPRlumXa2QjJiAbNzdnhTn0CGXMKNXzgVwKwgUmooT/IAB7YgcBUwo8UVBuJR2TDzsYiK3+Zu34Bs/lzXPmdzF26PtFl0bpTihaNP+o8zCZhmPKtNCBCMTVxGJc6M8ccUTmRl+eypC99zuV8mcuxkq6DDNPzU6erXFbDYLZllYkNGOS60RDpuewBQxeaN4txJomtpgOJMneM4j4xUcxRxOagwHHpwDny0xDkA65NJa9FwQxQQRZkDSkJxwjBhzLQiDew44coA+mh4zmOJEYkCZGTBG1wBCagAAHIgR3/pAc7pgcmaGD0pGNJSARJKAO9meO7srHjaq5jMaRq22KR5SlHURxRITAEDSLA8BwKO5lQ6+NTS9InZLM16WQXAcXiyeKSVUubvbVf5dhzbBsBksnsnTQEFZAsDlY3KjZZnDJy5actG9dvi0L7ulTLojQP8io64sgKUsUUSTZrRY0mY6NklkfPKEc2OpEj09Qd8zZL7bZwLiDA2VRSkTiMBDcqcsM9i1JmtS9mq9Bqm0WLINN3+zFl5GcUAtlYxdkko7JXRctiKyMbTJFbltaErDaPjZ6iGYuNeIMu0AESaKuX+IMpEL4GhqPAKj5sesHOwr6cCdfl0WaHzjM/xEUj/9OdXN7neexY7xm0Yg0e9UlGP5ZGIduxfhwX/IFo6XLIgDYjTISdNFM1pZEj1HmiXl1FOM7lf3RnyxDI54K0X9LqcTQopMwwkhE7AOtSXnMWL9acb3oT+XOvQTRKRYyc1PJCDZGahA23hJDSekBjNUbBFqiH9iAXm0SXpKwphcjj0WAcmC5jd5oLgjiIVhCAIdhBvbDjkX1O26NVmLynvUWRofoVReLNXtGtVhwg+Pgf33IKVXyaCoRBoO4esM5ksXbB9DMs9qsUpj4sFfY8wBQmWiqrRGVRMKs/65u/KUETy4Nf97VM11KtDXFcmDLP4gS/jVzP5uRcN2EYgepDE/+mursoXek+O52srMmrLA0RnQWUzWcRUHiKl0hTErdLYr6MqelGuvk1z73UYNKLtAv20yGmUPdW0AqFDhVhqTRZlVYdE9uAktqyp9cKokUxHcxzqakrUN/9rO6+Xy1xP/+1bcEWYMnQwlYjYGwogjvIgCnYgCEYAgu4Ah7ogi7A6CjZK5E0F3jjkwg6l+ZdbwhaKKJrp9GkrEdBzp08EwZZOvU7v/o+FgaTa7YbXba+EAr3E3oBliIPIkvK7qWQKBJtzfa7PNqWcCg3NPJ7ixI9T9UzH+heNhAu6SxLilvKS8Q1aaWJ6z8C09FcHtZ+m3S1W6jDQLkeqFXrI8DZpIf/rRefmNKf5OvuulKHKwLYji7e8lWKuGNJC1PzbhcCF4gyMAEzgNtEDrgWCSm/7cwrrqddub1yzLmE1FtR66rpqlW9NJd+eiYqJBzoyMIMpWnq8sw5z8OqtkE1+aBg72ckg6N5btYLnGeY5bImpWZPBdUVo8jUecP/kWVGW59idvMmG2rucVV7nabYgaA8okN1pelQrMduBR/8oddsW9JJK0aaNsRRRMtnt1PG3Tasxh36ejYiLbQ6lGjxdLa7JjbyLDJfVUsvw45jDLNR1XZLtDV8X6JqC7bn+VhpvVl1XcddjaA79JGI66EZFglG7gIPMPmT94AduC8jnGlJ8tKX/z9EXjQLmQSjZfFnhrciWbzIOCOikW3Eb0ZoYS5zqkBVbrfTqtlF5TGe6gHnTj3GCzSKLFKhAHq2Zj12F6KcRfNmo/kfz3jn+Wohei8czBlcJETlJEzJIww1Gz3p1n7N5DDLJFwYhfLtkzZWD3GRU5YTRM3JEY6inqTSRWd0vyZKGyXwo32wsULTHeSAE7CBJdjBSU6Ee9iCExCEHFiCKUiAA6BkMJOExj8CG0CDKXiCAchBqizCH3TTMDCIgigDDliA0F+CzGeAA7hiHToXolfK4b2rU7anOJei0mJAkzPAa2L7/5J045Mf8NX4udHP7NXvpyw7a0nPFfnNoCqL5v/m3cF9ta7qcUhBGV0a4fczv8RzpzGUJhDVjojBovjWlcgUYv2OQReSLxCijfT0TexrrKqrkcCRUYBIhO8NPoGJ+BHEp3CgwIUJGz7kl4igQYYFFb6RdDGRo4r4Ol5kyM9hQ4wLNb5pOJIivpUlB4aEiU8jTJoTFR4cKJEkzo8hb5Z8MxLiRpkCEV50uXDizpYpQybk2fJmwZUKdwoN+pPlzIcYPVIcCXMozKNAcYb9CnWq041IacrEmlNgRKpXCe4829asV50bhfZ01PMm2YdRDQplCTIlQcY+l+qk2rRx2ZYxezadCZWqzZ84QdJ8SrRwz8gOxVr9u1Ah6IIgpyb/DF1aNGucSiGqlKlQUlSMnVkefOowZkKstv3mFN61KGDNvRGaHTtcq+axiJsCNb5WK3W0s0Mi7e4a7PHYJjevxntRuGDKVhvfTNmxMdL2Oinj5wiToP2GDTXOVdVlu+HnE2X24QddW1EVWJ2AW63mkUkF0rUfTP9g2JBgGBk3EQH1sLBBPiNiWKKJJ6IoQgZ6EFBEaUQVyB9DhpkgABhPzCHDEEOAkUAMs+CjAxBNoLHEEjyiccEMLuzwhpOJ9JBGE0Ya+Q8aeyxwQg4JPPDkFkSAEcAA9KSkQxpO7AhGkUtcYEAiFUGEVIKQFXURSjDeB5N9ri21004AWofXTQhW/wZnUiUBepV/PQEoVkhwQQacnBZyxdik8xmVmGWWVpgRh8JpWlBjod2EUqYW5UkXUsuJBp+ournKG6qadiobSPUd5aqB632EZ4Ub9uppfGI5NuFwnuo5HLDu7UfqsmdRtqB3hoVnoUTR7mdQf3kaa+przEbLEVNf3Toqn9Sqh626vU4Io625wnpWe/Aiyx9ildFnbK2f8moYvpXtqR+os8KK6rzjhRWtrAkX/O2qCy8073swJueXhecSK5KFnfZ77L0MGrUndCxFKyeer4IUn7L3Lotccxn1VqF4qhllbFblzTjypI4xayGhMhorramAMUUyu/GxTNK3BYOc0kpIWf+Vcsnrthpv05syHZqCFwvcL25RtTeUwrq6h/SExhn9ssuBsnufhqXOeJfGZA8UmqwTAkhZcLNube+rN0v66n+KrqaZoaUBepRbdR5IqeOW1lWnRwctel7eD6qsKeR3Fe02ZgJtWBFWJbJb9YQE8BHiiPmg2HrrIrQQCQEFNP4UWdglJSpCNdpwxBEXcKEAB9yEwYSQbNhwARZxBLGAIGwGLxATPcDQxBBTPMHHAQDIYMMUU/T4QCJkfpkDAwPIBwAGS0yBxQscXLFACQY4jruAmxe4Z00vDtY2z46Hzl+DGUp9fOazzGXucXmCj70EFS6y9ORmEHwJbCKlOMIQJSj/JZGMScRiFz5ZxjSC8879HGWd5SiuN5U5Twan48Lb1AY9NBFMRZRTsw+KCyqJog3cXmUTrkjnVZbB4AhBSLnDrKqC96McCznkn5RZJSiJSwsO1aMWoiylOYIbymuu9Z2cHM0kgOLha2rDHZJMxoOPwQ1pqgPEujTHVCn8SejEGDEB5RBrJQFWW9YSQeYwsW40k8taaAIdR9FGJPeKIBhlMsOYbIhUJdwIFO1CF5VQJTkGUcoj/bipQB7GIotEFWs4qLe4MehyBEnUoCwCKciUxFGXY6LooqOXW3LFkqvC4mjWA6lcrtKX6YHTGy24G0GOho0EwiMVb2aSPXqEht5J/+NSUibEqkREhJksJVuCyc31EDNCoXRm24RIrE2WhVi/fIntOsgraIbEmsjpYAJLGSOI3TNGOwOgQDrjGew46mO70hyl5KRKrKnHUC+5ZOGiqTKUcY10ETyn4T6kOhK5LqMYgl09WpSXpPxPRg0aSI3AsAQJGKAME9GGI84ABQyA4XwjKQM/cEAENPjoTfwIAgbQML8yJOQMAHCCmrhEpkR8aQgBCMP4TLAAG1jgFZCABFCZwIR+DI6fQNykLdGCtkudKnePGszLiLXPOnWmcn2CzJ/YWkvCkVBsBwRMjLI1tXHFTV8GtecnSWYX+UwLT1H7zKmW1jSIyGpoR6wWpv86RbEFfeyx1orbtR4GNM9dbFde9NdDDvZQlb1HbLucWsj+SjCi0Ydj+sqWSQIonWJN5K+j/atpGcQZvZmMX6rd1ackmxjf6kdVA0MtwFxJNbnZLlypZW1mHfOryKIMsSCTJt3S9Vr/zcouB9tPxtKVHbIpCGnv8U7LbAs2yehKf67qHKt8FaxNrUpBueVrP3XjHLhYkbtewRNjFjYyVNpMgZ21WKi4NalzOectzZUXgQmcx8s2Nljd5ZVhZcPZaa0Msr011njpcrfMYupvFCbvyZhbYJEBlq9/+xpJnLYxE+cRU3dKW8YMe5q0OecqIF3oMflHwNX4sygA7Rh9Grj/wK6p0TOG67F4zqKyn8nJrPgDjyUPlZASFcsiO7OoiDCqUdepiEW0kxaP0UrYN/AuBzdgBZAwYgIzgKEEMXDEk95whjwI4gI/KEAZHGCH5O0ZSE56Ax3SwAacPmAgb/gSGsQ0CzTboUdhwAeZFB3YvGSmyAJem2emKOWc1VUtoiTrpjEFH0KZmiE/2/RXEsoWOr3VkLgZ5mpeY6rtSOWbK4HLNsMLwyr3BVkejucGzaMb0BWOh</text:p>
      <text:p text:style-name="Standard">mJpTWWsghpBfaUwF4zZfrnysPF4EtlV6fV+Q6cUXv3Rg8AsnIu/WaE2HnErP652QNPymM8sCljf3rVqEHmSmuG7juH1DXqSk6gy/5JyhWHEK7JVokKn3UuD2x5necLpwTri29XIMrfFWAjDUQu8i7EF6YMQfk0vKhyLw8mLxBHlza2JmuITP3a+402cYr9Q4J+FmcdabT9C4dGEVNYxHgmHO22R+olbgRPExz1IM3rHPwcny8YjBnNAFf2XzPFgEoMDFnS+Eev+SaKoQT5ycN+LNE8kz9h3nEV23jsq9B4OVG53cHLDXelLbiZ2jO1Xus1nn6lmoH47V7tjf5SCamWxSN9LUL9JmEO22Xr/ihih8fJ1XRI95ArpgrqLsu7LYG5BR1209QP53fBoKWmbgAQRnuZgBnCYzRZkoGY4JMKmjR7ARJ5CEBzIAP/RsS3f+ZxUI5/GABIKYQI+ykBTuDfIn7w+5ihXbdvSROg4VncKvaCWczsVzk/9EzwsmfzRGaI9P7XbJ2W0llzsoovCcRoui2sDNoO9FoO/bS1RvoXef1G36dXt2CVpfLagqdodHZaItQv9iRjkdc2KtdZFYMq14JWmbJYmkUy1hIv+5J1eqYt+FCB7vVixzBfQxAep+Iuyrdf86YlgNdesyMrEFCC3JItjkQuMSFnFnFdskFYAZVJ6mQbVrB9a5BDEbNiu7I2NkZmJuYxplYtp5F2nTJiKGSF76B/+VZ9w1Z/XkAu8FeC8aJEGipq/pQdrDU5dAVaMZM5/aRqwPNT/gQ0Lv4jYryjLMlWNDZYWjrWgcp3KyzAFsgEOwGjXaWGTIBlID/4N+BWHueQMgiGgeikYD3LYCRZhiDmiwKANA35XHtZNMIXKzN0hQsXJQpiVhCxKLFWO/bhVUbxN/gCYkQkH0w1Ip4FTFkFUXdmHNGFKqmnSzh2SQJCO7fVLeHDZ6mje5tXDAcQDG0rIoURfY/COnBkfTvRBHjhBmwjfcJSPo71U6sFezdTIEBhVSiRVAKgAmUQJGyyBBRhAAWzcm3AKXHVNPjkON9UXsfELzdViCj4TI4khKiHN39FjK4nhB/qa6GybkmXVKd2jzBBWYMxGpjlIccCj443bHOFa/xPFRRf6RA15oihF0TI1BR8FV9KBJErwGhnF4xa6mzw5pJZVSNulx0dRG7mF0/144jZdpBKRkFTsTQoVG0OqxhiFkF5Ui+5shqOgYbPZ1/7co9ehENbAoiF5U8SRx1CehtxRx9t44jgtihZZzMVxhazoJM2wnTA5nR+10FLGkFXGFb/x0j2y5ajlkVp8oh65kKlMRlQShU/qmEk6RKIMSIoxGCMakuP4k+K4Ijs21Itgi9fR5TvdJEowXTCtpMjd2k54pDRV1hzxBWoQxivKFXdoB0/Ay2R8kQsJZVkGnA0FWzQFHQnN0nD4ZA05VFOC3UGW04ddkxABXTWlXdrF0v/dQQsA6VeyJMio5CPiZaRHtNVLjNfhTQTE4BxldR8yHk7MsJViOA7HlAja4U5KEIA7YF4wvk4GdNQ7LJlwBmB+UFeNbEkMJAJcOMAnHJqRDMESmFSR5MCRMEAYCFU0BppMEERJcclNVCPtOQkSnIAN5EAOWAAXuAATvN3/uKKENAUX8Rd2BVlMTGfeYAXXTRAE/dhlkGLhjFV00AkQIQj5GdAp0YuFLZNr4ZhjvYcqyeCKQV4g/g0XGVc6OcZgqZbZTMreDGBzTteZwWGLIdSxkBdynczC4Im34IaNedGyyBdp3Z2SAqClKOB7FeCBOaJ/3eiXFs0pIukGMuJ/KZb/tCDYuWhLDhIMaCyXZ0Fg3KhWbgmMb6GfcdjfYT1NDSLXsmVS2LRaL8Igl/pN53hYIfqhHlqhyezpsYig10QNvQSWbkVZj0bYjrZpCLobVRCNWzyFhWXHWmjK3u3MsJzaAq1Vlp0SbuWLloJWB7ZNiKlM/40pc0GiqjJNzVnLoLiXuRhqtiAg4hkizbWF1GCXsTZHiE3KntLgJLrf18jVhSlqoEKUihEqF44NrHjluz1bj6UVWygUK76ETYjFb1xiAslidowiYTJfadyKzQ1nQd2dyVAX4oDbRmBZLjZOcFxel2UeeJoIR6XAPLwY4/nYjfEOlyhaSkTBn5kUfaZJ/5HsSA6IyTM2wR4YwDQMmoAk7AMc1ZfE1AA82keswJD8wxAkKAO4QGyxhCzFa+GJH052E5EZXjv2DdsdKqj1XbySKmPwanHyqoZtkI91lbdgXLndzSIZR6NkUyJBG6qcG0+AH0uSELwc00tiJAE9bbD12MRxnSLh5nLAor3NhVckLUTOxS49pMChZnSw2xl9W9R2Hdiyi1z5SdaJJl8whzjxreGk5lXWVw5VzJ88JWqOZmSGrX19GOhE5Wy+G0OxnSRVzHacUxqdEeQuB35dHSxS5TKB5TVViFNyFWSy3MHFZo5tErT5WuW9kcuOZspxocoRB2R4ZH6dX0zYG7YMjf8LLlcIgZ4pwtoAwdoEYVOdAi5ZWCZUfqG4QdLLteQf5WUgyRPA2VAl3QzjVkcZ0aQEpdN5MGDXBi4faYz3jpCq/BF+GRPnMNJEBtG2ku8HreAf/sfbkVxvhiEYqWvpjmRg4ZimFae8Pk49vRJbdAYrGosWUgq6PlaHeoQ/NQfTZYyIlQ1BSRTgreQbcNk/eBnAbpR4EkAhnMfPlKFzuZmNBCiZOEk3AAFU/QABuPALw7ALQMKdNUGbHJ/eAKj4OEk1MlVCEETJHoENoEEOPAF7wiH8Qt/WZZWoPWenkuiDKBkt5iadNF6ZgeKr/SSQSV8IgWaMgt7hcQ1xJBGuIqr/dQ3Y1QyNnzrQaZ1MKwWNJtartHKXcFmhnDbLlY6xBoYgh3FgwAjrv4AKY83N3fwo18AHC+aJA+LhAOYVrBqWswKhlkLHhhzYsj4hku7WsIaXsEKNG3MXAWppB46W/yBhPx2yhRgtkPbq1qAYmxoWDRLplc6hGnOiLHNWtL4LH9vh1TAhfTXytmwXsQbtJ3uOrCBrBdXL9/JdgDCuV9Rddewj9s3jXA3UJSqQNLnrb6bNdQyXCNZYZMUoRFkd+wXhKZvgusTxeiRRMGuZqxTycQWqSyTMuDzUZK2XfSDyZZ0SnJbycgDLreaq7rhYBl4NtX4WoNozFtPz4jUeTTi0/1hxFRR7K3omEAIb4jEKWfRRFCz/b/6FFK8QkNzZ6y6aH74kQgZvMMDmQ5gRwDx86ogSDl/iR8ei8BswwZ2xQZucGstSRB+ozwUwggLUJJ0xmlFNxJcswVKNT51RWg8EwcmqmQsAVfZ99BheM7yMbi/G7MsypmF0Tj1qjjGjq11ZM82RISe3bPSpdS0V3mtgLxotU+eGbQ9tU9NZ3DyhCl1eh9whL1mtW9fu7fzizBCRU1+49fgudF4fJW10shNN01rW5PuaKDPhjMFByNhi4SfVmmqyZDJ9nF2jHC5ZGSQ93R2VnWmKr7Dpb7jNmvpSJh3BZAihJNzhGuK2zd7I4/+smVVnb+St5UqAIMut5ZpeIGUeaZtsiGbeyhVhq5GLmW9ri+1G74XcjG0GdSbO3jXXImQj5U/47WrJnER+rFUg9U9mtOvcXSfOOpuGJFtJshMoDVH3RlzzYmbM4S1IrqTjWtO+HS3WPYo30XVv2OZmotB1N9FZbOSwoS51qxNZisp7u9FD/61VyhXUvQQfna2TiZKm0R8q/m9Vg1o9U1Dw8pytNAvM+uNmqig0Ew5G8hzhyOGclPWFYMgrstNK9CsHo8hKr0hLI+kXXyfh5rCoOIlPY4CSKAAFMYgj8NQSMIAKZBA8XGM3IhWYOBpFNAaQ1JQMLEGAPngZYVr0kav/odBhTX5rFgdIjq23FR3j5Kh1SC8ZBIlodASUxjgWkI9fKO3tBA60K3uVGSPUpxngrDriOxcWhmWyIpWfgVFp8U4X0A3XkRLgO8dWPuNfkqoyma7NI7ufOkNhKnm1ecmNw8Rhx6SxtZIw1TRhmPqGGQtiqtDpOfPho+NNOQPypJoYBQrudvmx/4xy2oDqaq3q/lTXhI3ziAk0LA/6/nFMJvfzJw8zbJkzGyNMLV/MwrBoltKK9eXHR4mmx4Vhn0DobLRjtjjfCNdMWxX6sFfpbs2HnaoNOacKa+3Ve+3LIfKWJKopACL0HzPMLf+fkCapQduh1KzzXyKppUd6oifz/8ITKvohs/oJNIa5324XhTyNd885CFyU671Bn1Zras1SSJ30z/JhkrsdnhnukqmJy3m9yLd5fCLsIideLwbXAx7YgAb/q45vwBzwAQE8eHmPuDLvB02nBFC9gQ8QQQ40QgwYHz+MRD+8xxsgwSacVErlpVPZQPgI6NL33hv0QyEQBBNARxQ8VSOIj4hW9Vhz+Ga2tj7xDIqCpKjjOary3YczKYLEVjpfBnk3yuR4OGB70quQXLuNtlx/ZNSGLmkGpdvPU3hQ6BdCL0iW71HO9lAm3B92E1igBtt+nl//0Vcmx2O+mtNyPnqo7x0pikNqeDFpLWWjfsqdUC5G23UMfv9/h756z3d9r+1Ls21DErDqFq7LST5WcyRjEv69suXWyNFp+JHWyHUSVdZfmJBwLD75Hs3TCJ08qm+ciDRIq751O3YM5drAme7rI9IOJR1pwOzsEtRuLRFCK9nyNYWswRoYD388YR/rhxKYGzZAJMInEN8bgQTfSMKHj19BfgQTvWGIkOBCgwsHvmmIEGPGgQsTOQJpcWTBgx5PGmxocSNDiQMfvgQpEaJMkg9RMiyoU6DIjw4xhqwY8ackmjNhWlQokB/NjT4V4nMkMKrEqFJP7qRaMKrAo1477sS582PElTFPEgUrUeRarBLh7mRLNK5Buybrvm2KbynGsT+Tll3/KBJuU7p72e6cKhMuxJIdEa58bPFg3MUfNd6N+4/zRKdBX76Z8MEdiw35OKdWvTo16nwiMugTRSBy4rpmDbYt+caEgBwJHngc2ANIEzQJwqyM2AOKHBdM3vT4JCjHkxhlcusAwsbG8Qf0DG4hMiSACnqJttTwUmCWXR8nwCQYQE8uwZb3AydqOXPl3amU97uqJMcUyg0kn4Ra6Kys9tuKr7Cu0o8gAfWbDKOXcLLNKLk4zGuhpXDiSCXFKturobgok+kyljBEkS6dCiPpIodmJKw/rTh0S6mjVtxQo4z2Ggwoov6r70SsZLzxpcO82ssrtWisMLMDyeJQRqbiapIx/5OEnLExjyQ6ssaIKiPLKKLARCohGS+sMjMRqzJMTBFFVBKnxWqD0SGw/ntRv8J64hIxEfV0qjExl0IxR7miWpEuKXFUVFKx5HqKqAINGwzNvfqcK00dQ+LyRTZTvHCvArl8i1BQ32SRIMIwq9LRL3GL1UskH6WsyClPTHBRu5Q8CMG4xkrLVZ5GsgopwoZKc8rG8orWR2R/gtTLTK2c9kQnF4VVSyyRxMvWQvvbMMUb+1xRMTXL/I/TD4kVd60yWwxV0xZTRXHQUtfKEE1xxaTyx1x/JYvgLOtj8SNY2Qz0qISU/dJKcV0iy8n9MMyqqMlOEtAvkPZLtr5oparUU//HFATMWNDGQoxTIi8V91lwIWuzpBAfSm1LT02KiAA9+CDBgiE2KNroo5E2+ggW+KiHgEJoFeyjkE0uqDcbgAOvojeQOKG7KRj4gIAOFjjChgDmS2QWJAQYAo09GIgjBSDMxsCCJYCL6A3xckD7DXrEm+IJOV4IAoh1mrmAEQUukvJFzUYmMbTAMNqVRnFhXSxI0JC6MlqYSb7MwM8/v6wnNDUeUGV4O2T0p8ZJen0omXrtCHZRY9IppyenPooy2Xv/kCXgK68oyDJBvj1MinRXHuMKm3w9qJK3xrjaJV06KKa/sOd2oCI19UvZioVvvPY2x7LJ3qdSxt2sCX1Hsir/wJQPDHwocyK/zArFiiz53ehnH5O0ZEZgSUr9OJcSAG5tIr/L0H76FL6qpEV92MPR7zhiO+UEaSkIih1FNoKt7TGQeCTpykvmZ7usfIWD4avc1KoUqANK6IPbsl0Ab6jABOoJSCJ71p5kZ5k2DSyIZhqQZAIkGMnwJS+iAwz4Btg55nFkK1+pEklIyLoZJmsoUESgglSCPBgtEXv/yh3n0qe7f2XEeOYTVfY6UqQjpTFlMzoSDcsokz8Jb0ix0xP8QGYwIdXEfj/ZnHAQEpUCtXFqULpNqebyQ9EhRnKGIdld+NgSRQoGZYWBVn1g9ckrVWt6GSwlTB5mGG+psnUS/0mNoBR4Io3M4wCi0EM9bFkPfdRDl7zcZS97yYem1YMPHZhAIOvyrkeSkjcCiE9wcuWILZwgB0sYgjWHAAYbXEALrCiDI97ABPGgAQ1gMOcScsAANzgzaxEZJwMG0B7xXBMN6ETnBWbgAkxi6CNRaZBkKtLA21wLZQpa2YXIFCY3QS+QD5oeRroCmIcyVDkwfCEDQ1krG40uKH9hCkmKBKvc7cpePrIWpCzHGHvVqmI8IsqcttU4hHlqXwlb172GSC+KqChS+QJiliippXHtcXmKYhiJgPSwhZJUqS7dWZtSmqiSpQlMr3KTrByJI2YpDFVeMlfJnkrUjdBqpgab0v9aJriz/phoVNlKTMWgwrOTydWs2KLrtVTqEw511aojugurzApEwsxPRagja7gg9qAYGckk7opLV9mVIjplb0mTkmmkoLTVtyiWrWfN0eYSU9Dc8Ux4XunL487COiFCTpIyQ1lAM4RYs5wLpHDq0rLg9T4jsRSshGqpqWpkJolJypFZVWllp3oYMI31pTbV13B9dVin9pVQowVjYJX6H5P+9rYOq+7BuDSt2pKqppLSpAuppTrVtaSgXcHJWQbaSg55ayT8o+H03hs+lL5IpHgJ1VsFOT291peP+NBZwEKjljeEkwB82KUwiRnhpk1YwsOsxwHsMSr+cbIsyqTR1bL/5iWa6AAAMrCBNXMQiDkMgD3gJJMOYICBEy/BAj9QQG+8o7V5BiAMERHnAoyzhCVM4R8HKAR4ECqzDlFyZo9taE8b48SMtu98KR2UZUC3rkhW7TYZbSpMOnbKgC7scSaNnxX1SClEYvGPpqrI/X6EFKasUS03YmBLdMPmO/aHhmSynT+BUjyIxq8tKymSAec35zTr5khgTnMBB+i/WL13Rn78HgA515UIvrF/a0adC3k3wRuOJM/hMqApMZg9Al6vo3q8mHAWxkeFfo+CrOZiCPNo6wtFlIhAZGJYwvi76755du814wUFdWlFqzFjyPYd/gxmQ1ONOpEqpHajrWpt/xjd146UOl0cDarmDdmn0gG2oAePh2bEfLWBl5uUXk9IsaRo7LTqRSWXX0THsQKb29xzTJwNiL4MTtGErKtiVg4d4ISv6bo8KXT4bhSiZudaMp/ZSbz5N2tOw9vZOIwVTz4z23uTcIq1e9UKtfevUNeQK9ID5Edv16lfWbJ1zPqhZpjcSihtuEF+cYzDwCrfUPo0fg9KiQAH5FSKJVTL9XkllHASoeQlwh4F4EEBVgCIq2d961rHegGsXoTNuSWxTTxlVRbM790sOBFqKYMk7tsQJtAnEQopw5jp3Ha64+PuHSlDfZvdPmOtzL5soikK26c6KdHcS5Ep6EPDwuGNkf+yL5CnnmprPl8/1awjkrkMqnRzGesq7HQ88mlKEapQ4g6L6Nay1WQZa9m0YsaR6UZsvmyvER3RvKpUvVxXg1Wq0Z5c6UmVULwsa2jsvjDOmkV+FA8fqnmRakOFBtb0K6Uw7m6WTQFzy5MYEyRK3ktJ47p0YZ/asIkBi1Sb9e6Ohph6xQrKsqkv/3j1IqNGYVenxtcV8V/P/yJiQ+YkSUZp83JjpzzjX4YLV05mq3CjTAJGopTMivrp2Tzko+Tr5iTnckYiRNSo9zQMT9TvrmJL6fqlqgIGsqhq/CpFqPhE/sAvp67Eurwv6PDvULLvRRaJp74sSeYlpmhP9RYK/WL/Lc4a8FaaD6uQkP/YBFOQ6yJeJnasR6JARGo+EOkmZCQiCuSujEiiZMusKMzATGq2hqFsjkPmBMvYLNwOCQTnbSF05rrMrlUwggkuhAm8Qg/xAQ//ziaIRXs6YpOcZWKSrGrESL6+b3IMq3UC0InSBE+mJHPcDakcSoHmhbUWpVkCjeGwbBIfxTY68BM1T0N8b3VA8C84Cy6qLxQDyoLOrL42bcA+LVOYR9S27SfgTHfkJ9VaqBdbbuAkyNI2xdOWJ9UuyF4mjXl4aK1YRoekitwEyCauKFwsLdrcZ3z87N6CYtNgh1tyh4GO7touTos+Dik8r9YICXrKbU32J7ZO/0KO8AdKFimB9i3qsOdMuMihZgRV+DFCnm0XX0dAgq3lOifRaA/PXpHbKq8dNwx20GT/DoiMgM2QxifQiNHiFu6+EGSODvEadc/NMIMipeeGaie2SJBaYnBKcOoSr8zo4vAkQiig6CXngIUaPUgZ9ecmOOIqjuKMtEiqKq6RKE7OPEMwYLGBilHkMMjk/Ih3rOrlMKMha01kunGFLtFdwCKN3uxjYGfc+Ex8kHLD3OWD8gfatNEnboQfAQ9ZYBFLYOa3nIgU5/JxKhESJ4O9OK+Ogi50qgb1kA6VtrC0hMsRIzCZsOzpLHDwCsIuyq1ZLkKlyqdD7NLV5kxN2uQyYf8tijZmSezMjyxoqMJtEI9xzNSLQKRntWLNNKFn1VbLX5qyWSrCn2RSouCwo2om4H4tseaSMi2IJm8mYf4LXLKLBvPNppwP+lLF+ZrLLnzrcrDv3dplVbhC9ZqTUiTGRmIwqdSEsODyYZTRRYxqOfNlQxaJqe4ks4gu/tRPXWaKW8STW44qO6Es/kzruEYSXwbm+TwxuZAPtGSlf5BvU/iTPZFqUCZwu6rzuvSK/SxRB1kRpIYIJe0zSvSvBmOPATuxPsEvPSOG6GYP9ALQAwum8dDvgW4F9VTwQO+iHl8wjvhL5LICLT+LczjwkxBzNCFCFWktlaJQWIKxrMakXtL/Dy9OELi2rQmXRKSYxK2WijgZNFb0Kjl9EKryBK5or0FvL/2adK5wb2dOqv3+SlygMP5gykoexbrcQkz2rV5q5igqjwstpMCSiJQ+0D9CkVFIUWPGogtnVCmCxzm1FEcFjTCxBbYY08A6I/QuZ+gsogzGKrau6jsvKE5RpjffykU5UNiizGCmTCt6ZXvuIr/ehA11bi5tcrcIs2K+BVNDqAypaHOG7pIeJ0abKE9Xz/Ls4+ccyt1ybsokkoo8g70szjPDqw3DZc+ETdU+0nvGDR2F9dfuLDMLVdhOMn86TuJksSJ9sosg4yeZMkGiNVU284pUznvKkdYcLeqcbQsB/67TZPTyfs2fnEd2KC0s5LGCkHJ6ivV6AAoDsxIrOad5UI7UPkq3kFUbbeKQdo5cI03PzA0peU0pneLU0AtHlPWKzJM/FKgv9JWEENJacSR6otVXUOUq7seLnqhgJVXUmLHRfM2mCEz++NO95mXAJo9Ht4Lsmu5NaDEk1yy5nvJ4zmdZceVij9EgeQehQuRnwy0pe+cV2zIlQFB5HAQiYfF5pAfjds3RqkWvtpIj0qdYgBZUAVWxAI0aA/JqNbCAjmdoL7J+cI1QopDLStG1xLDpNOsvBEQV45QU/bIuCIsCU6U29YtkhKpU52snUqNkS2KTAq6whA1n7+0Tp5ATq//yaB0jU5SFEy0QSbyHGgsQ74I2vyCKlIxN1nTOLDvv3zZw4BKuDNkVMpAodeIUoNIT5CoxWnKu8siQDIX0SH0PQtcT9BQwCOUtQi0UBzeLTYHu/BzH9JTQO0slByOt/vzPdRoLM0dve4Ew9oaEVkQveZWzSKWTuzRssYQ0slwnLj/LOavXktYKhULLuZaK+QqFBvOPLuZnV0BLQ1O0TvjFSEvQrkBVuo6QPfNtgSXlWam0RH7wpnbQPR2wHO2QPpHLsa4KTHWFBsurfOfPfEWlqapoe28jtRznhlzkz0gnShy1LyKqoJ5kUMfoy0RVYIYoTvAqkZpqcI8FTR3URQb/</text:p>
      <text:p text:style-name="Standard">q/fcD6zub/1Al3jjqj67xPVGyUreRahEEFCQOKWo80tU6TmhK/yk10Ot9FgQUHaZcmbdq1qQiGOUUmouabMuCXJxk6G2cOCOxHS0bF/WyL3SzDbjcCBeya9GccmAZGkZTuYSK5BItxQ9LCckyXjutj8vuF9m+I0GCrReUhMxNVvs1CC9bF1S7nFd6KlmVU8jR3BbmGHaKi1S9xJ1tw7t1uUE7iZYp1v5kXswLVJLct8yDoeEZSFFRofGtdTitlfjTNWqDVKuUqBKwhuZrbQmbnZYjStj6161LVRLNmlH5Nui9aswZYfOCHliyyf5lWy9khcd0ir95+T40b6stix+/5JcPy1dk9F3bHFbxhGERBJAYk0XdzRrJxMi+mR7BrZzYPOikmzxSjKFpzKgK8Zj3TKZdfnXelmxdhZoGbad3WhEEpYLx2djYRnxsDELC+VgwDJ46DgOAWov19iT5C0nwjFWls2c1TVkHbbcgJkouUecrQ1IpafiGImQFCnkVNaVAw5VFA0ra4JUd0MdqQTcYNoWARVcAKmEDNJFyWdYMfEckbFsPchiPKSxaiWlR/mPeRc1sfC+pBasb04+OW2qfLdzdnfXVBpiKlNR/8HOqGZzYc062Sw0OeqTiqQLpYYAzfUEt9E0o+gM33jWxFZ2RxKvw2Iwp4cQiUovGq+fwv9tJd+6SaASDjXzdFNmVx/bo86xQ9FaZsvQjGVTO3trtGZvlIIKqf5LMLeEkEOYTibQuQBUN+iKkKm3fZNQgQEsEN8TPEWYCI2wYcYPAX2FjqmYV/i3gH20eOq2JY24+5BTQ1nvsjwxU1xm+txXeZ/LIHkFfPUzAF0GertLDZcXvLdUNFkSDNdUgokLCc2FkvgKQ4U0TLs7eZ8Ve6flW26bgsv7ANVFwO3vW3YTuMWbKh4rvh7JNIe5VgEjVW8ScxzEvlKZf2huApWL+/YKiaU3etEFgrVYvKdqCnEwfU1cCTFTTPv78kyZYcbvtd8qV1pRTM3qxSsLW6g0gbsk+KD/+K94r63EM4lbjztdNKojj6EqL6I2KHV2dN5EkXdX61k3BpXNkEoYyB3XmJ45CVsmaskDqY/ptlEpxhbxJeBgReoC40hZWTIZD78UJgGNW5PbSsmmJQNJp/p8k8IzmRs3cGY3d+DqPK4XlFDrMpTGj8837GBBBpVb1W79eoFs5iNxJ2IPOmG5rd3O7WplTRCB1ldItuCeEmODMXZSiMH9lZ0te+IEbGWnLn1oCMy522IDLXos/V2hllqBUoaYUTg6iJeL2RdpmoLuIynF8ZXHruO0JxbX0a5XTl7faI3i+bM7nXjAIpfjrSRd2iiXFqLDsqBRvSmNyNQvAiED7kQI//JOQf10oRYXmfXbxRVm1ZVjD8SZg8egQq6ZqzqgruI+8kRzOrShlslma6aiWjilp9HYQeMVr9BYIa2mdZeh/4zVEXt/uh2iOWtru/b4EJ7XIkQ3sl2LMP5P3JVYWw3YSHWT9PWnKxJk2QwqPYJei4J26MwmOJoAhbVoY+iqHEV05nqRqXxBQ9kMX5VXvTWtQ4fIOTOPaUjHSbRUXaZTZ+bpjrbeUie4ciKuFChHMcmMT3vZlpbPZqbDvrWRLG34BhHyqNazPSbMOBHswTADtfJxp3wU7+QjX2t1PluiGp3ADtU3Jd0FOY+sQ7ABd6W+D6+nNPhD+1NFCabHkXd9tf+PB6+7qNbTLcqU/Eglttc0jP2Xg+1XCfeNpLLbWlp7uyKQu2gchG+beANY+x50g3G4q3SYXnAYvVvfcgZVgO03pJ7UAJdOrmT1Ov14CaVwVD3Q87kv8nXrrvJX80ffx4ezBle/t6ivuaGsTiK5BMMTu+GaDodQ/CfQ9tIQ55wMC2NRB3N56Du1vs745+AQg/ms90uQ/i7vS8RLxR+fdVQUIPC9EYhPEsGB+A7iS0TQEcODBhUmHOgoYcOHAxEq5CcxUUaOAvlpzJjQI0GOb0RafGOSYUaMBBOJ9AiSZEKHA13ic1iQpEGKKwkufHnT5FChNAeilDRS6EGYLPHN5Kn/EiHTghYnZo3IkSG/hwtLZmUYMSxYs2J3HqyqEChJhA8flsW6sGvCrwIZysw7MVHFlDaR2u2bFq1ekHrD4vvH2Cnghgpx4s0Z8qjlk3EHg2X5l+1boSpR8pWa1nPelEdJujRKF2fbqSFXf/44uypsm3bJlmzq1mJcqYl9x+R72zbJv1d7P2ZJe7jNxCDrKj7rcibzkM2vqyadMvGbsi3DUpY6sGzUveMJmld89S5fmF5jB6UL9ytlnXbhEp4/OWHEit5Nl9559glX3m534YdRcFFx559WZfGkl1LigWVURAPG5xRKg51HGHp0DVdgXJSJthdmWpGI1WrA7eSVTopZ//XhTcIBWFJFYam0WYsCGTQhXuTtxeJKMsHn34ET+dhXdDjOpxdPRMYooGKjoZSYXzVmVdlDUGoF5HcPNlidivS1qOORaZXoVIorKcmaTnIpBV9XFB4VV5OXBWmWRvvhF+WEU8IInUW5idfWaH/pBlVeeAkpVpFE/nXaaSpJ+th6ZO7WlYmaShmgdPph6RuOGD6qn3porkefkijG1N9DM+1JJWU/nRjeUNHdqmuTtcZ4YnulRsQamwtByRCOMIkVanfAoVZhVnJO1OFZUWEIHUvR8flegVoxN5lJL72VnIvZgWvaYxLyGJywOep2HLjgHkqSaAgx+2iU5F5UFEUmWf8qr0qM/YMReGnN5aVRJokmrU7LrYXtvb+tuJ+HgMXbYKOknRTWTyBZNxxdwWmpkWYYh/ibhc1O+lZNJxcbr2sNN6VwWsFBivKVaJGWGUJ4SRauaYkiS2iC97qnm1oNBjZvvMeORhTSGMX6FIcauUaei1cnjXW8P4H2EcN0Yq3vRvBKy/O8T9HIm4NnY6Y0o5N2feDTj3V7F9rbJdoteuHhLfZ2GZU6Umhpr8VwXUu/vXbXUOIG+JnPPY5tvHbvXflUi8odVFONv/cdZUBZXmnUcPG7r6HIAk4Tw1AtanfTzoaukOaHd9uz0ybJXWqTn9/tmHxKs2Y15UlxiVTgZqf/DCZkxVbm6mwWtyokSOmyZSOor81GpYZAFj1rj5X7hbBqlSJo43OS6pS6WqmFJanahvLmI91bkx+Y3kgrD+JIomIZu1Fs6Qn7KDe1SdlNbjW5ikxkBzjnDPB9EmFeVeYHvsK9hF7oUUlfmHUd+M0obIihy2AsMpeQ5epBjlrUcbJ3KEdpqVGDYZeY4mexDFKHWFRSDJCOppiA/S164fKcRXhHFtBBrC4MOlRn3lUUGuXwaNqpyoIidxbxWO8i1zmWubQXuOxE8CyamZttstI94UDqKr0C4rki4zAsduQ5Y9GZWUrmRu1Axo5EWdCmCARAGm3mWrPqXrpGMyQ7/WlG/86DU9h2JKQ6ycclrNLW8gw5IuoFhycUdNeVNAJJ9/DMMskCEVgGSaD3XA1WamrQ1ZA4oB0KjVE/UtGJwGSkBZaEW5qSpaFi5KYS6ao+b0KKVpQVn5bUpF2S7NCDCCk1RUoLWhgr5YBY9cpWKuuWa7oQm6x0Sw99LDydNBSJNgVLHD4sRccc5x9B9aJWqVJszywSahakGAClE0FSEtayEIdNWG3Md1x03W8aJheaIWZ0b9kiC705uVXOh5+yUlbHELawXQJKLNdToPuwWa1h+m4zIeSTRxiURPr8pksUJc6M2mPRJHlSS8YS5miGOaHDoMqWSjpV9Tx0qzVtSz6cIv9WHxN2pIH+543YyV4NlwOucXFxOkj8Z8R21hanyktsS5ROxrp2uMfALn8wu2NeEsWSfzzUTGAh5/+GkqwHsvEzBW1RzfCVE355MTqFuRiCrCQZmhnGaNebK8ZKSMIw+c9jj+GWivDoEas2pTpRZVf3fERHWFFHYf2x61WZeMMYPjFEa6lc/jYIlaMaUWta6xyFvJUa4zkrfcyLYMWyRqTTBkVCfaVU+OiH2s3d9rZTrFDVHJgTKWoFSvjzauGslq+vmg0mqdNgaCWSnEXZsnSOERVkbIksCDLQa86DYF/9hzqvXAeD9NrN6vQFL6ptVE5065tTYMtbQM0Nd3CBLXP/fZI2tsAuszf6He/YZ0Hi7k9wXGLNBfsbuQomt36/Wy2EoxLApNZOIhq0GGJNGVWbjqdfwiSdvFJKtDi2003utVy/ing8jdVtpPILn3jHF2Ea0tZllHlw6rRrurHdT8ERLm3yXoc0a4GOKSLGFYWRR0D61lh9pHPtSmLlMfix7rl2KxB2ecOye72yZZb9bAgLC1W8lO+pzRneMgt2y4gNZ0d2pGmH5/lXsLipMA9hzEix0jtxwRVubXPZZVwYZksBMV8mGrPEhItY09JkP7VV4lPW5kV/aTYwUEXhZXqMMoPJUdBbQnOPuFhd7WlRRlTC2AhVSN5Lj/opVGERoDKF/8j7oChWopzyi1RJVFvq0tfiURKuZ3QrDf5noGMR6YEgG5R1pupGRpXSqGAKyJxyFNkglRKQUMrrD9urnMHk9j85KZRS+aZORDWkoEApQHXik570dNLVVIWgPzYKR/d8ZrPFiU/EWZZCWoyRWjkqx/qodIDEmsmXlunLU0WLpatp1LJnKjaOYW+dCc4KlBRm3ung6WMcVva4kQ2tw6y3afVs53kAXpiFK8e/SAuh+iqYGe4l9F0xu6pZuoTwcnup3oZikoYanhaeOzwiXcNUgM8tlmE/OpdT5mU37VzcgFvSU0Qy84CSjdcPf3zrexxorrqkEvNQ61okTdAMo1XBJv/2p56PwuTE8ledFebc1d4KIrqYlukQsauKl07KvxbM2ZD6KKuUFqv2LO1DOaOFYG0tbo6ddHeYV5EuJZT8ZjekQ36X/HQaQjqb/0TOubInjrWytGlcOvOcw0zwbOKTZC9fGjIKZ37ds/ukLDU6FMq8MKkG/HydlziFW5h5TR7Og6sG5LW1z4MMJn54hdhbLUOby0ehiumqLNsa/6Q9xbNcaCk3xrJxrcASjl2LH6a4YA8Xu6Tib++sBN9yNzj9Q6RxdFGL4PReGcTNszz31zp9oVpsUxPStV8G1j7XZT4B1jYrhyq8xU+atzjdZ4DPhzm75RxU1mPxNXm2NRQatX3/8ncV6SVaudV+UJZlLpZUdmRmIXNSaLFCIaN7WRRVhTIdQEJY5JUkp9U69HdMHIRf7wVcG3Q7Ahhhu4Mg6vd+kaZi7beBoNM3OiJFGKRiKZg720Updec648cZkXZlk3KF+ZNeZmgupEVkegN7y4UzbyZXvmEXkzU0OWJGWnI4yKF3niE+25MxNWdQxBEgH+F4mzF76sIjf1cQjGEQAYMan2FpRdZEDjQkXwaH0PVq0GMVoaIZzeJYbjNWGZc8okaCg6d4lCJSHRZ86ndEOyQcBsJn16d41bVE8PIS3jUcd3YiOSOIpWiLSrQrJLVw0mY8exJS2HY3m0RGDEVZTzci/9D2UiqiT4FUcsJ4eMpIcvA2TF0mT5hXXHkiU94kbvmRRB2jEVy1b71iLXjBUl2TcmWicZuUG+QmSf60T2o3UQ2XVsuCV0YXIjMkNKFxUaHEcU1kLdAieh0VcmchIRwnGvnhcaZiICW1S+aWawLkjq/SJsPoUBe5bx0JWaG0TTMFTj43LGoRILsmMipHWYQEN5QEcnw0hYYRUiMmKefjKrzIRzm0eZA4G1dRTdQiQudEcQ8DJ9xhIYH1be+0dXdydhKXJjbjdfUIKRr0LfcGRV3nh/NIcIWIPZ8nb6DBbluDK7Q2VDpVTOkRUx0VHrg0JJxyjh5llB61d7R1c5unHf+1uIeJ5Ya294e+xVQv9xl2w3LUV0CjKGlvETCKuZiM2ZiO+ZiQGZmSOZmUWZmWeZmYmZmauZmc2Zme+ZmgGZqiOZqkWZqmeZqomZqquZqs2ZqleYFeOFuzgx2J4Jq2eZu4mZu6uZu82Zu++ZvAGZzCOZzEWZzGeZzImZzKuZzM2ZzO+ZzAqXKQYkoadUr5thjQmZ3auZ3c2Z3e+Z3gGZ7iOZ7kWZ7meZ7omZ7qyZp+44Sgh361uZ7yOZ/0WZ/2eZ/4mZ/6uZ/82Z/++Z/yGVGzBnTxFCTRAaAImqAKuqAM2qAO+qAQGqESOqH4mWGhA4BN9XygSKEc2qEe+qEgGqL/IjqiJFqiJgqczSNRxQgthfVOJ/qiMBqjMjqjNFqjNnqjOKqbmrJlbZJjAHQdORqkQjqkRFqkRnqkSJqk3bmVIMFSKdpvX6GkUjqlVFqlVnqlWJqlMJo131I6NJZfJqGlYjqmZFqmZnqmaJqmvTmRTnRMrDQWahqncjqndFqndnqnRDpbP2lf3Hg2YYqngBqogjqohFqohiqeYOlwWzEeh9qojvqokBqpkjqpljlPRNF7+dItlLqpnNqpnvqpoCqlR1GOaYcgjBiqqJqqqrqqrNqq//mEGzFWK+GqtFqrtnqruJqrw9ltIKNsUaqrwBqswjqsxFqsi/lq9BI2CGGsIczarM76rND6qIeUMGQRrdZ6rdiardpapUlGENv6rdgaEAAh+QQFAwD/ACxcBXUAQQAyAIeanqTZ2dx3eYSoqK6YmqRSUmC+vsT29vRub3zr6+wuLzyurrRmZmxYXGjS1tSOjpTKysxsb3QaGiw9PkmWlpx+f4dLS1S1tbzCwsTPz9Tw8vQyMjze3uSusrRiZmxCQkyioqyCgozGxsw2Okzi4uQ2OEDW1tQiJi66usRqanRGRkwmKjSOkpyGho8iJiTm5ukWFh8eIiQWGiQeHiwqKi6ChowaHiySkpwWFiyKjpSOiqDu6ODIuLCEjJAGEijIqMQWICB4bOT0+NDCuNg4KEQiHEiyuJhWQlxohoyMdJD6/Oiw8MAoSkjKQID66OyKloTIsPA4ZmBQbGy2yMRarIw4HDy0oHCoqujm0JhOSjx8dJzS6OxofrQKMCygqJR4JIBOSoDaxswmIjC+0PCQmJjK4ECGgJDU1rxOQBh4WrB2YmhOFEgudNji1sAkyICEiqDY0NhKXmBWUFDk5Nw0QkyEgKC0nLh4cIRueHCOlqgsJCgqKEju5PSiqqza0PRudJREgmAiNhyKpJQ4QmCw0JSmmLi2uLAKEki0opRudFyoisQqOEgsLCD69OiAuqBqXHA8NDx6hpwoKAxQXnxISmiKhpA4UFRIVFweGCB6ioQQDiDm8KAuLMiAdIQ4SjTa6MyArGT06MxQZkSmpsQaIiDEyLTa+OBuyCjg6PiOgJhu5KggHnSeuKwKHigwSnzIkMT++vgKBhwQSlxEdJwgShSElqAoGhyEfrgaFiDAzNAOFCB2nqD6/vjc6OSIWnSi0NQcMEjk7OTOuMwaHAxmYlgqCix6dGSKnrzKoCw4MCjIsJh0hmRurORifmT00Nju/PA4KBBsUHSKfmQmIiBEdBxOMmCKlphidIwWdFgQEjBsYoz2/PiKhoB4bCgKGAzqoKwaKhy+2MQuKjD6+vwaHhwaHiQmJiwmJiQSEhwaGiQSEiQeHiQiIiQmJhwaGhwqLjQSFhweIiyKipQuLiz+/vwuLjT6+vQSFiQeIjQiIhz+/vQmJjQeHhwqLiyKiowAAAAI/wD/CRxIsKDBgwgLspOhTga7hBAjSpxI8JwCMhxuKDhBsaPHiSdSvKCXAMHDjyhTDlwX4gA9ei1mqEwo7h2NfjRmDpwRYtxLFidy6iRocx4No/2GxvP3kp48mUMJ3pxaT+jMGT2aPo1KUFw/rzfFDZ0hT2s8rgNxflVrNWW8si/lrUMrsCrOqvOUtjBL99/aqUl1vtU641w6GOXMDQ37dyxcej1glKhxQQANc+wOpzvZcWrRtimxalUnQAM9EgjSvWuRoYWCcx7xTs0ruJLWbA9eHggBL0UvWCQizHABozhHiGrB2mz8cXBcGyxejguhriW9cTVUywugI5AeiHZpyP/GaTS8UYnxssbFEf16hXuP5amLQILeCwRQEf5NjnO58psRkaWVDbldR516Tt3T03UtzJUQeUdRFSGESElokHOQSdDeOBWoE586CG6VkGcTzgZYhBWeR5BocUmgg3TUPdZDNvGdRdM7ynkF1lc49hfWcqAJuB4Z0r0XooeEQWQiW0YBaVSTKAb52AP4tOeUBAU6RSBfCaUY4WcVfsZkQek15cAADpiJZlMQEABBkiOGWSKFJkJZkJBN5annnpDld1A/9QA6zzzvEDpPPYYWWmigjAJIUDy28SmpnvLYiBBjgO2YKVvslHPCDOm4MBCGk04q4qU+VnjXl4ydMMEC45D/0MIG6+QUA4KlSnrqQeeY02uv5vgaLLC/CltOBS69BEEDMqwzQ6S56lqOQC6cA1tF1Z6T7bbaduttOhWY1lQwIZyAzmPR7ilPOv9Ym+217Vrrrrz01lvtOhNcoOcBIIyQZbqUljONC9OYM80JA0/zz8EMG4zwwwOLQbDB1fJTgAh7QvAmwOqm8+u7vr47b730VmswZu54EADH6a57DjvnFAwzzDK/fI4YNs9sc83ZrlOOAAmwnKs85VhrjshHyxsyvb72KvLB1vJzwgPJCs3nuv9MzLDWCBMcc9cMfw11zDGbs84GfcBi9Z7Ysbu00d4aDbK7TcfsQtInvMyPBQas/62nBgI4WLbONdOM2c459zpN2Yu/nI7KfjfFAQPsUsv03Ehnu/Td1Var8DrrVBB05AZYwA9BWxecusMJs84443kLtM47AERODwE0cCYQ3Jkr7S3n2iZtLWeYqICC3wFQbhDBWrsg8eKrQ/962PD+Uw4DK1tNAGa8vi1v3ryfk3fe1YIvvsIrxSPASCxfMAE5CXGdsNhak6263Y0XxE85CHDAcenuiEjcvOe04HVOfB87yDrScbFojWMAJSCH7hDCOvl57X44g97EEMIOd7xDHsGQ1Dgw0IAZTGsivYMb+bpVPqNFZB0wUAACQICBAGQgAxdAwARwIEGPpI5+0DuZ9DUORpF1uAMe6FAHEuHhjnVUryMq9B3wWpitvnxkftGbnmKsmBLhyc2AweOiTn54P/SJsSABAQAh+QQFBAD/ACx6BXUA+AAuAIeanqTZ2dx3eYSoqK729vRSUmC+vsSYmqRub3zr6+wuLzyurrRmZmxYXGjS1tSOjpTKysxsb3QaGiw9PkmWlpx+f4dLS1S1tbzw8vTCwsTPz9QyMjze3uSusrRiZmxCQkyioqyCgozGxsw2Okzi4uQ2OEDW1tQiJi66usRqanRGRkwmKjSOkpyGho8WFh8iJiTm5ukeIiQWGiQeHiwqKi6ChowaHiySkpwWFiyKjpTi1sCEiqBWUFDu6ODIuLDIqMSEjJAWICBuyChWQlw4KEQiHEiyuJh6ioRohoyMdJDu/PAaIiAoSkgmIiD66Ozm0JjIsPA4ZmBQbGy2yMSArGQ4HDwqCiza0PQuKjBOSjyElqDg6Ph8dJzaxswGEihsUHROSoCi0NSgqJS+0PBarIxofrQoKAwiNhxOQBh4WrC+2MROFEgudNiKpJS0nLj00NjAzNDY0NiEgKDk5Nw0QkxKXmCoisR4cIRueHCOlqgKBhwqKEju5PSiqqz6/OhudJQuLMiKloSQmJg4QmCw0JR4JIC2uLAsLCBudFwKGAweGCAqOEgKMCyKlpioquhqXHA8NDwKHijc6ORQXnxISmgoGhw4UFRIVFyOiqC0opTKQIB4bOQKEkiAdIQ4SjT2/PjK4ED06MxQZkSmpsQaKhzEyLSKhpDa6Mxu5KiOgJiAuqDk7OSeuKzCuNgwSnzIkMSw8MCmmLgQSlxEdJwgShTKoCwaFiCIWnQQDiB2nqAmIjCEfrja+OAQEjDOuMzqoKwgHnTm8KBidIwaHAxmYlj++vh6dGQcMEi0oHA4MCjIsJh0hmRurORifmTS6Oz69Og4KBCKfmR6hpzU1rxEdBxOMmBsYoxEgmAWdFgOFCB2Ymj0+ND6/viKhoCKnrx4bCiGgJAkyIAsJCj+/vQaHhwmJhwqLjQmJjQeIjQaGhwqLiwaGiQmJiwiIiQmJiQ</text:p>
      <text:p text:style-name="Standard">SFiQSFhweIiweHiQeHhwSEiQuLiz6+vQuLjSKioz+/vz6+vwaHiQiIhyKipQSEhwAAAAI/wD/CRxI8B8NdTTMYSnIsKHDhxAjSpxIsaLFixgzanR4woXHExsd1qMxEmG9kChTqlzJsqVLgS823JB0Q8GLlgdp3Mv5sqfPn0CDRqyEgEQ+PngqtSxJkqTQp1CjSrVoowKBfNxa2GipECFChVPDih0bNF4NffnysThHg6VJnQfJyp1LV+OMfmnz9ZuB02vTuoADCyYYD1/evS2xqFN8cOHgx5DFzgCSFwhfluYaZ1YXubPnoHcPX17JdOTJz6hTq5x8OF7LxX67JmyrurbtiKHT7nW3zgU5dig1M4Y9XLHi28htx8OrW0aJGhcE0GDXbh28de0uzn7rlynCncnDf/+O16IyPQEY8pFAsM5cCw0tFICsaDrnyJ3fm75lKr4/4Nx64cAcASHAk4JRJKQQQxMyWBFJExFtxpiEsU3Y2Ff+ZUgWgP3gwEJa+oRATwho6dOCDAoAYQILG8wnUk47laZfU0zFqOGNU7Gmmw0f5qNPBe8wp9c7B+YDQwRKPQRbTktSuN1wceEopVAAAiHBAyCKSJlu9JzlYw1bKQmXjDXOGGOUU6bZE4cS9PiJiKYc9k55urn2EJNNbQZXd3iCp+afLcWzZYA9EkjPoP3QIyRiDxn3laMXTgjpYoBWutqiPGapqJyIxgCRfXh6N2N+CFlq6kYA5jDDDYdJkMNhHlb/NlpDI2VWX3610gjqPaf2epGO+QQwgAN5OTBAAHlBcIAGon3KlK3bzQitX75WO1E8ceal7bbc6nbZPfWYU5A695BbT7jo1lPuuueaEy645Vor7z/4FXQCnd3mq20/rvlFqUAXMgnlkl5BOW+11Z0wwzo3CQSgvvruBSOeBvmF38QWh0rbwaaeMMEC+pDQwgbytLUcxCjzyw477rC8ssstr9xyzDO7DLPML3N86j5WJduADDGsIyTK3QKhiDvuvIC00kkv7XTTUDMt9dM6m7pOBenltUoIJ1gxKNHc9rMP0lCTzbTZZD+NdtpKV23pPB9csC0BANDxKtjd9rPOPyc0/8FOE32/4DfgTQj+d999H0644n27A6Hble7DQwbcQiAC3nnvrTbLZ3OedtlqI32CO5BXWp0HyGJOtNgCOU6dO+24Hnvsfs8uO+zu6II77aSXDmgM+wiQgOop7y3Q6GSzc3bLnbuD/MzNj+57pfKcgMlVxOfL+kCF6yK444g3AX7h4hP+vfnlT1/pPBv0kX23Ie5TUNrPi5486MqnrTxw6gM6jwUGeN+2MCAAeRTEduJD4O5uR7vX8a5/gDpBOlAnwLxwgAHpYAjS8scy+yWveSDkHwTVVImqDK+CBrCAARliOPI1Dn2Ka2HgBjdCQMnDHACoYD4OQIPsNKRpHSyb5742KMSk1ZB6KkCBAAPAAOM55G+CSxwMySdD8onwiGpaBwNSR7wDUAciSgsiCGsGut5h8U/yiIcAYEC8C0yAHBJxYflmCEUrEs5FZ/zTPPaBAA5gLoUZnEgQn+c5mC0vj29bRwEuhzJ9DKAE5PDhRAg3vhYKzpKIPFU70pEiPuRLHxlowAzkh5EyhhF6V8ykpeThAgUgAAAZCIAGNHABBEwAB5EMyR0Hd8nHqbJaMUiHC/xBD3j4Ax7pkIcZCxIQACH5BAUDAP8ALE8GcAB5ADMAh5qepNnZ3C4vPFhcaKiorlJSYL6+xHd5hJiapPb29Ovr7G5vfK6utGZmbH5/idLW1I6OlMrKzGxvdBoaLD0+SZaWnLW1vEtLVPDy9MLCxM/P1DIyPN7e5K6ytGJmbEJCTKKirIKCjMbGzDY6TOLi5DY4QNbW1CImLkZGTLq6xGpqdCYqNBoeLCoqLY6SnIaGjyImJBYWH+bm6RYaJB4eLB4iJIKGjJKSnBYWLIqOlEpeYESCYCYiMMi4sObwoMioxObQmLSgcCgaHFZCXDgoRCIcSLK4mBYgIMTItGiGjIx0kHp0ZG7kqChKSNzo5Pro7IqWhMiw8DhmYHx0nLbIxKiKxDgcPG50lGxijNTWvE5KPHqGoIqGkHZiaISWoI6KoGxQdE5KgKLQ1C4syL7Q8Gh+tDBKfA4UIAoYDE5AGHhasCI2HC502DRCTNrozNrQ9G54cMDM0KaYuCAedIqevCwkKJCYmCooSFZQUG50XKiq6O7k9Pr06KKqrIqklBoiIOLWwCTIgISMkDhCYO7o4MpAgLa4sCwsIMK42Nr44HhwhEhKaC4qMNjQ2HqKiGpccDw0PAoGHG7IKFBefCo4SB4YIDhQVEhUXPr++LSilMrgQHgkgAowLIB0hDhKNP76+AoeKPTozFBmRKamxLDQlOTk3G6s5NLo7BocDFBsbOTs5ISKoJ64rAYSKCYiIMiQxISAoODo+BBKXER0nCBKFBwwSBoWIBZ0WIC6oGJ0jBAOINrGzHhsKMqgLL7YxIqWmKColHaeoAoSSBoqHGZiWI6AmO788I6WqCoKLDgwKMiwmHSGZIqGgLDwwGJ+ZCgoDDgoEIp+ZPTQ2IR+uER0HE4yYPb8+LScuE4USBASMIhadIaAkOqgrHhs5M64zPT40ICsZFqsjPr86CIiHBoaHCYmNB4eHBoaJBoeJB4eJBISJPr69CIiJBISHCouLCYmJC4uLCYmLIqKjB4iLCouNBoeHBIWJC4uNCYmHPr6/P7+/BIWHB4iNIqKlP7+9AAAAAj/AP8JHEiwoMGDCBMqXMiwocETMSKecEixosWLGCvC2HDDyZcNMDKKHEmyJEEhC0joU7CAncmXMGMiZOEggT59L2jI3Mmz5Dwb+W66iNciJr0W8Fq468mUYrp+N/X10wmTkTulVhk13aqQBtSbU2O6s9ri6FKuaAvOExRVENWXWMdeTUtXIA0uUcPCvGqWbN20a/POi5n16ti/ab3mpfHuXAx08UgaJksPMdoaX6XOKGHDwoEWJ1yds3fOZcV7ZVughmeZKw22NwWpO6BAnwwJ5+i90PCCXmSKSJUKb71VMVgcOW4mCKFOhUoSEmpAtBdjosKyhYsSZ2pcKo4bN/Mx/weqL58NW/f6BYCw4d11w6qFH2W9HWY62FJZuAjvwN6LvPZIwIE+0L11UHZykZUgX/WJ1J0gE3wRHjNnZNaPOiEEpY8NBhrUF19xpSaXUg1iNI+FONihnAPZWGgPfnohRBmCNI4oV4kNvZbXBPuVxxx+giAD42AJBQdfUmbFByKSw+HYFYo95tMfXrFlA2OHBWE3Ij01zjiik09GBQE/4IEVYV4sQCDYe8KhBp+bqSX1pnZgHqTjTQ8Q8EBUee55UwQIaNAWlgR1OdmWNNaJUHdRNeroozEexBdlIX4o3JZ1tqBpQZg96umnkRoE52ptGhkfk6uByQ46J9BwjnX/zP/z36e0rpmQjVglOVaSXMJ3VonsUMBAPiS8sEE6RZ1Y67KhFnQVqfMFF62cwSHp5Dw1RRXBAOfAwOiykBKJEHy9yqeglqn16mQNDmDQqCohlBMDfuA+6pZA7tzzK773wKMvPPn66w489PgLsL79Akywkyd8YIGjCYAwgpr1etrPYIfSeW65GVs6qaoFiPBoBCJXDCkNHMf1z6S+MqLrxgqC2QI6DQRgcr0Xv/NOPDzH884KO/u8889B68wz0EX7DLTPddaADm03M4sODDpT/Y7VWFet9dVbZ821oumcAIFNUYN6jitW64y2KzpXzTbbXL/zdtpywwC3ov+kIwABZXv/at45/8gdGgw+x2N3aD6fcDUPgl/tsyuhKb6z3Xj/Yw4KGfTtKAYHpPNP2myz07bOosPNtSvxsE242u+IvnPlrqDjgc2a38RBA+QIBPk7kkO+u86Rs2344nXzrnZolf8jBE211W7ABZ7rLrfxrIc2eulCU40625K7l3w69ABQuz4ItGCaQIa/rbjdbnc/uPBUs7978gJVgkIKmgfQAOAFJT69z+wQGvdMFw/sTW569BMIzWgXNQQU0CDsuxrajsc7uB2ubXazm88Il8C8zeMAMoiaBShQD4QUcGiM017bRPe41g0NgAjsoDnOsYABVex5uUtI8TRYQaqlLn5qy6DRqCjXwX/U4BwhA1c+CFCCepzPhKZz3TtSKLfUGa5wqHNdEQfCDnIIQBB7+FQ+MjAAGqDDITDggdV2x77haXCCa4TVFvMWAwEsAAAZCIAGNGCBBVAAB06kiNqGF8Uqam17w5ujQWpAjhi0Qx37aMc+yJEO71VEghv8XfoQZzz2KZIrpBta6EbnQrgZ7pOgLF7vIodBNaKSLlbkXttCJ7RX/kWCjVujLV8SEAAh+QQFAwD/ACylBmkAOgA1AIcyNjyoqK729vS+vsTr6+x3eYSYmqSurrTS1tTKyswlJzRaXmxsb3REREyWlpy1tbxWWmSOjpTa2tzPz9TCwsTw8vQeIiTe3uSanqQqKiyusrQ9PkkWFh9+gIxQUFhub3yioqyCgozGxsxmZmwuLzeOkpzi4uSGho82NjzW1tQWGiRKTFRSUmR+foRqanS6usSChoySkpzm5ukWFiw2OkgyMjweHiwaHiIqLjSKjpTW1tweIjRGQjgkHjAkMCRuemROQmRgYnDIqMQmIiAQGDD06Mw8amDAzNA6KkTm8KDa+OCmpsQ6MiQeBiREUlyapsRidmQKNCzIsJimmLgeDAguLCBOUjz00NieuKzIsPAyMCzg6PiGgJAOGCCQiJCKgGSiqqwKFEii0NRSYoBsUHT66OxOTIDOuMwGFChOMmAueNhucFwkHCBOFEiw0JTi1sCIWnRucJQsHiju5PQwKDRKyoAYEBwSGiB6gqAaJEzKQIB4cIQSDiCEgID69OiKhpBSaki0nLg6NEygqJQgTkhuimTu/PDCuNgkKBxidoxScHDu6OD++vgiKihueoxUQkTk5NwmKijIuLAKFAz2/Ph6jpDKoCxsYowKBhyKjID6/Oiw8MAaLCwiEiR8dJhOWFwWHDTm0JgaLAweGiCEiKBmYliMdIza6Mx6dmSKkKAqMkx4buQaODhGhmA4HjhoiqAeDEjU1rwYJDQuLsjK4EAgIHR4WrCEiLi0opTqoKyAdIR4JIDc6OR4biiOgIioquhsZmj6/viKgKAcHDjaxsy+0PDa0PTY0NiyuJjEyLQOECBodrR2Ymi2yMTS6OxqXHCEdLRGeBzIkMQQEDAYeFg0DCy+2MS2uLBOQhiOiKCEkJi0oHCoisQoHkgKIhwwLAzk7ORGeJz0+NAaHiwSEiQeIiwaGhwqMiz6+vwuMiwSFhz+/vwaGiyKipSKiowmJiz+/vQaGiT6+vQSFiQiIhwmJiQeHhwSEhweHiQeJiwiJiwqLiwiJiQuLiwiIiQAAAAI/wD/CRxIsKDBgwb5qSCnwh/ChxAjShSor0YMXjFI6JvIseNDCwxMrJvzo4fHkygthBCwLhgXGyhjcrQRAt26dSX0ZZDJ82G5djfXtYPZs2hBGyeCtitntGC/DPsy9Dv5UynRpv+i7qMTFYfHqjeXYhUItSyJnR2RBj3BdGyGs2ejfgUatly9eBzivSuqFSpXtBNt0BXKQdWJBwUy6OMXb148hx6lvoW6b67SeboqrDPBIB6JExNO4NjbMQOOsls9qg07L8dNSiHIubiwmYENfhzmcdgIEcffuJbDgopwU0BsGDbRnVBBop2OCDVII9wX9anctIPbsStxE11sd0rJhf+sbQHi09NbK3csl/TmiXHc16HrQ6690Hk1b3Jpi9A0167pmRaRYEoN91oI89jXTn1r8XdQXH5pld5f1AEmEFhCbVdcbIOdQER2DhpUlnVRxVXhU0/RQRCBwhEnX2wKzgMiROl1RWEGk52GQ4Vn9bPaOhHYEMNaw7gWFjsuCnXVQWX5VmGA1WXwF3oZYIhAAAgEpQOWQSVgQAINQhShVv85aRqPkpGAj31Btenmm2I9RF1fFVImGY449oXhm3y6OZSYkwUY11893NCDLOa8M9mefTYaJ0IQVniadYoRcgAjJpygJo4/NurokiJOGKWOGbCx0j83JQABO/ww6imcITr/ZSepKOJgQwsVoHoTASEowAGbr77JVm+mRTglVP408ICu6/wjAAYbpBKso7ESJOqcEZrmjwciGJSACNP2+ec/ZRU0Z1+BphcJPi5IUFC41P7D1VlQDSSljU+ilsE7NxRAAEHwimtDWVBR+s+OkpU4GVw46qNADgIMFDCfS50GocX3FotuVCNm4E8NATTL7MTdhWBBx5GSuU+Pkz11lo7+rDCAQCS3WUEB5eDQDwkr77NzPysD7XPPPPejs887U1fOCO7WHNQFIzhEMMdUc3Xa1MWix1U9NnRAgNM3DeCB1IKmidpfLktGaVT6kIAB2OsYkEEkAr3TyDv11POOPnpH//IO3nf/HYneevP9N97v4NPAC05LMMI4BOXNT96S1zM55ZNnTrnllddzA9M1G/AOZAPVMwTfkw9hOt/+5K36EO/wczrmqteDjwUFyDDxAxvccJDrscduOuX+BF/76rDXo4/q+MTzAW3hDrCCOQjN/jrerONt+uTL8y358bbHw22w6AQgyA2kG2S58K0nX0/reLt/evL89ED8Dc2B0yc6FCxwg+8RuV7lWme52cnOewXEW+YEgg8OkOADIKCADnQwAQ0UgAbxMEf6IMK+etgPeCBEngJdVxB8mEMd90hhCjnABn6cRHuY6+DkCPi91dVjLAZpXetSZzrtfbB+nBPeDTlxqL74BW+GnaOc6uxHRIS0jm8CvBzsZqg9Fzbxd6pDXQ9n10POXTEiW9SiDWU3xC+CEXhchN0VAwIAIfkEBQQA/wAsvAZaAGQAPQCHbG90WFxoUlJglpactbW8SkpUEhIkrq602trcd3mE8PL0jo6UwsLEz8/UHh4sJyc0mp6k3t7kTE5UrrK0RkpUQkJMPT9M0tbUmJqkvr7Ebm98foCMoqKsxsbMHh4kysrMZmZsFhYh4uLkhoaPjpKc9vb0MTM8qqqwNjY81tbUGhosFhokLi42Gh4kfn6EurrEamp06ursOjpEgoaMGhokHiIk7u7spqaskpKcFhYsIiY0Gh4s5ubpKi40NjpM1tbcHiI0io6UHCgkVlJQBgwcLDQMTixI5OTcjoigMDQw9vz4fHSYyKjEOjoohIi4xMi0FAxIgHSETjR8QlI8ZmJYtKrIDCIMQlIYYnZksNCUaHa0KCgcLB4Mgn6QThJcwrTEnrisyLDwKiYo/vr4TiIUeo6QDCJIRjxgioBkhHS0DDgszrjMiFp0eFqwEBwgeG4oNAwsyuBAFAwM3OjkJj441Na8yMzYMCgkGBAgsPDAbnBceoKgIgwc2sbMeHh84Oj4DhYgyqAsJioo4tbAioCgvtjEoqqsEhwwSsqAbnCUjoCIQkxo7uT05tCY+vToICJ0/PT42ujMeCSAVDxUhIigtJy4wrjYLDIgTjw07ujg2tD0oKiUtriwqIrEppi4wMzQ0ujs7vzw9PjQeHCEYnaMpqbEYGJw+ujs+v74tKBw9OjMFFJI6qCs2NDYOio4KDQ0yLCYbGZoMlJgaIqgbGKM5OzkbopkbFB0Nh44tKKUioyAeG7k2vjgalxwKB4sHjIsIh5MyLiwqKrootDUTFKAEiYoLnqAbnqMbnpk+vzoykCAJi5MmpjEBiIoenZkhICAsriYtsjEhJCYQlpcjHSMLjDIdmJoUlI8FAYoyJDE0NrgipCgioaQkIiQvtDwIigchoCQIioomqbE5vCgEBIwTFpc9NDYioqUJi4sEhYkMi4s+vr0IiIsIiYsgoKMLi4sIiYk/v78KiokgoKU+vr8JiYkKi4sIiIc/v70EhYcJiYsIiIkKiosHiIsioqMAAAACP8A/wkcSLCgwYMIEypcqBDeCjwr2DGcSLGixYsH25nAMQeHiX0YQ4ocWXEfABHxGCFzQLKlS5f9upSIhwpcv5c4c1b0MINevHgkHvDTSbRowX7cfsY7x9KoU6L9Rihl+rQqTgfnlI64abXryH5Zf57j6rWsRQdSxTY1y5Yh2Kn99K0I0aJe27tH0y4NYWIEAT8P9MGjEYIGPLxmsWpN50JBPBEaWvQY0WBED32IvXrQe45ckJ9K3BmAgVIEgBrsaBgIYTdz0bdidyz4CWlDPnc+6c0IweJcChImJCrswe/BuweuJ8JeeggHaNFhl6Y7+RiAB4X83tnTfjz5QrRTVcz/jkdPNGcDuOONmUH2oPH32r0rXH6u+U96LtJFP5eO89qDPWyXXXbyJQSeWOLdZ95UBuzXnkH82GMccT3cUeBB9NlHXn779TfVfxBqF+EdPVx4kGI/LeCAc7FtM9UhJMCFHQv80EiciQZtppQ2N/yw4w2tKNXAAA18qBCJEUaIHI4ELafUk1BGOdZwI/YQn3z8CLLkQFFF6eWXWylkD4kUWujdPiro0A8N7XAZ3ZdwLvVgQfwQZ0+ddwpY4l3wWHAAPSKMYIIHQzkZp5dUJUSihO/U6OiYVhb3zp5WOeDCTD99EAAN7Oh4KJxTJkTcO5MmeWcPdop4o1X9NPZkLe7o/7DCm59CmShC2hk3II2NQmqcr70OVRQ8FRAAZQkcyPBZrYjOSVCNp5o64agTbsfoqkTtI0AHUdrBLbNSgljQnY0eZ26jA26nq3G9mkkUPy2AgAC4tYaKEIXZWWtumQFaW2edlBKljwcJxEDvobceNCBx8NlD7gMON0wiiU+x80AQmB7sZZgJMZodd3UuOimJuU5qD7ZG7WPCDRp7Sc8I4hLEgsNI/gqxrgFWeaeuVrEjQQYtQ6lAAjVgB3CE54pIo4Qzs0uuVfzUYMq8Qf+EAAjCIQRpdr8yqiuk/k4obFWCsLOBDVXHw4AEWQNo53ajWnvtgE4T2NU+LGCQNgZCCf/EXUHUoksjfL3+WmqFAVe1DwUvBI0ADEX/Y+6vA+n8NcijmlslylVFLW/LfNsVoHY7x3dcgCLDpyTpE0IcoVn6sJMADwcTIMNh/9RM6p1Ll5xqxLvXzZ1xbLXjAAARgJuBBCAJxGijiK+er6PGLcoufLpeaVY7LWz7KT03yFDD2KriWSepYpd7ctyL6juhu2bx40FvtXxJDwMB9NO2QLxyja6Ac+MHkiSEOoapyh6I2ccKlgEADjDgBz9owAQS4IMdEEph0dJO9BBHLlRlJ1IeVNqIXCO/EITAAKspTD3GdpD+2YlCJxugqZBUOBGdjkkUORWSJgZDJNnoVyELkOHSWIjD4ZwMYEeElJ0GVLLz+Y94RZwIDfmxudWlz2PPU1cUJ2KlLk7KiywgVRLg9o4wTopUXnzHFieSp0XJUEKli1ASl4anNU5EbB5klIBmpsNRSQ9+dkyIPuoxSEIKoh6C0EchB6nIdiBSkYdMZCApUg94VLIemPSFJS2JSU5e0pOtmeRC6qFJTO7jkp0sZSV9kUlLNk+UDMEkIWVZj1OispSbxCQsKwKPUp6ykLikZSt3WRFanvKUoHRlJYmJEU8Wspb6UKUvmCkSX87Sk9QsSEAAACH5BAUDAP8ALP0GTQBRADsAh2xvdFhcaDAzPBISJFJSYJaWnLW1vEpKVI6OlNra3Hd5hK6utM/P1PDy9MLCxCImJZqepN7e5ExOVK6ytD0/TEJCTEZKVBYaJNLW1JiapL6+xG5vfH6AjC4uN6KirCYmJMbGzMrKzGZmbOLi5IaGj46SnPb29CcnNKqqsDY2PNbW1B4eLBoaLOrq7H5+hDo6RLq6xGpqdIKGjO7u7KamrJKSnObm6SImNBYWLBoeLB4iJCouNDY6TNbW3IqOlB4iNPT40Hh4fJqYxCweDNr44GJ2jMTItFQ8VKamxPro7AwiDNjQ2Do6KBoiICIMHFZSUPTozE40fGZiWKaYuPb8+JCIkNTWvISIoDoqOIB0hC4wyMpAgMiwmGh2tJ64rLa4sIR0tNLo7E4iFLSqyI6IoAwiSMiQxIqQoGpccGxQdExSgEJMaISQmHhasBIcMDAoNG56jM</text:p>
      <text:p text:style-name="Standard">jM2Pr06KiKxBwoJL7YxA4WIG5wlBoWIOLWwB4yLOTk3BQGKCw0DOqgrI6AiKLQ1G5wXLDQlNzo5ErKgHgkgEJSGMDM0NrozEJSPO788HhwhO7k9BQMSHhu5LScuBQMDIaAkPz0+Cg0NAYMHKColO7o4PTQ2MK42ISIuLSilM64zIqGkHqOkCYuTObQmKKqrAYiKE4sSMrgQHqCoNrQ9GBicHx0mODo+EY8YHp2ZCIeTIqAoMK0xDQMLIx0jE4SXMqgLFJSPMiw8G6KZOTs5IqMgIhadCgeLIJ+kBgQICIcIMi4sBRSSEJaXKiq6DAoINrGzExaXHhuKL7Q8G56ZGxmaJqmxE48NMioxCAidDYeOLK4mGJ2ZP76+NDa4HZiaGiKoLbIxPr++IqAZGxijC56gLSgcDJSYBASMAw4LCY+OCwyIObwoLDwwB4aIPr86BImKISAgB4iLBYWHCYqLB4eJIKClBoaHBIWJComLPr69CIiHBoeHP7+9BIWHBoeJCIiLPr6/IqKjB4eHCoqLIqKlIKCjBYWJCIiJCouLBoaJCYmLCYuLP7+/AAAAAj/AP8JHEiwoMGDCBMqFNjODqULFxZKnEixosJdAmoMQiCAnsWPIEMS3AdghL8WG8yJXMlyITwOJvz5IwGvpc2bAvdFkiezRLwHOIOKhEdCpj97+4Qq/bjPnlF7NZdKlWiuqEyoU7MmZOH0alKtYAkSfRo1bFgdXY+u+LDvQjt+ZqeusHr0ggASBoKc+PDggi4luOLeHJfW3gAFDfyN2LBvBwkGnHbAtdjhQwd99QT/m/s0HQKZVO69i2FyBAAd+fCRIwdUYb0O3Oq90ddBMNqnbmrIlMRhgAye8mTg2WEvAccPCjHX06dc8Di69lh89ifv3oDC6UoqTqlw9uvlteMS/8at21/oAdAH3ANOYlzy78rfiC8sfTeHdNjptneNWd9sfYKZU1huMskjTjrQZVOYewl5x5xszkFXn3nW5ffUCsnR9hpzzqWFwA8lyOTMFTn4gNt0ainUQT3LsQhgXJzJ9AwNKhilAgrPGMVAAQwYtV9Cr3FzworyzWfUkUgm+RSDCFXWwRuxYbYihzfVU05mBFWl5JZJ2oNhQrTFVs8OLfr3IHOYhaQDPD+Ms09r/4zH5ZxHMXmQcmSaOeVys3kXXkUPvLCAYiR0VM4/OtBFp5Jeqtjinv0tF6mZ/RWpkA4wGRUHAfA8IOeijNppkJSP8qkhqQ9OmealLsRkVAv3nP+AH6hb2qNSQntCqlyuZfq5UD4VGICkCR68YCKtSf6IkJmlqgrfd5WdKVE8BICQZAghINulqAXBZmqzlvkX5YZ9SvSBOaZEoO2i9nBLUD1DSupgkC3GK66kE32ggwItrDtnow2m+gFz3rE4JG2WxXYCZjtQ9MENCLjqb7LuDiSlZZdJepm39B48ZUX5CEDDxEkG9+Wy9JLK4sorspgxqRblI4EGJB/ZgAL5dKccs7SdCl6pUlpUD7oJ1CxTBCLk/M+Q3BRU6ZlQujivk2L+SRE/8XAwg9EaSBDPP94OiZxA/T29s7xSKvzxRw/skIHRGZBpMGz/AfjdDv+xSOaKzrr//JplIcVjAQwkJyDC1xuHK1ukkOI9KbSMxxZSPbuIULS/Gez1j8tiplomfKRCCq1lLIrEDx0K2LCuAS+01iK8fH+7Z96hl+mtfyvhMs4G6tLatdIC8T1u2f/RPi+zUJ7wH0v87EOAA4vKQ8MLOmAZvNrQSqo9paOj6WJ/LZWjQwdnqK6kPA4EMM7XBvGdsNS7bv+ohlP6atMHF3SwgQcO9NADAxNQAA9yYA7rtW9cz3qZn/7mpIQtDHw4ORc58DGAAbwDH+j4gAEREi9nmc12sYFN/PimmYW8L3tnOtgbXMQi2rWohArB3tNG5y3HeS52MFRRCP92po7dzl69yqGjajRmpoJlrIOx8dPAhJgc70TtTLtCYKq4YSkmHqRM+liYCpkFu+/U60VWXJafOOa9MM1vNlYL4514uDi9eaeDilOjRJjjrJfRK2UblONBkscr5TANdnqsiJPE5TG1jS2QFVHcvYYEDEQKJCAAIfkEBQMA/wAskAEUAAIGfACHqLrGnqCgt7Wztpd1en6EQ15zV6b8emhTl7LEuqV6EFKfe6m9bm1tL478lnJi5ursYXKVI4j8lpWVQ0NDEhITHDlcWjUp3NzcOZX8ir/8rZJ2/v78b106Y2JheHZ11ur8bVREVG6KRSclpc78im5Zb7L8UDYoYkQoEFyweJizZ1MpNicl3OLmUVFQi6i9JlNlQVFnUWNzzMvCw7GWNlJpZnqkJDZQHi48CWLOanqjhoaEPz49rJ6QZYakxcvLJiZKKiUnrK2svs7MipKEutv8uLy/tMbMKERe7vDwcWFIqYRsbYmmXmdzuKOIyMC8zMWznINpRChMYVhSf4qk5/L8XUQmTiglvcnMDHn6ODlBHB8gr5mMyrSYuq2YGUBsQpb8zb2mJSoqG0d/goKEEk6McnJyMjI0gJOkB2rcbpKsjYyMksL8JStGJiYsoHhljm58eKG8TmKExr2tRCIknrrMOj5MblY0vcPEJiIkysrMKyosBXr8ys7Mlop8kqa8zsrMKidEfnJUvrq0Cm7kjoRsAnL80s3MIiUsIiIkysq0oopkzM7UBnT7Ol5sWnqU0sa09vr8zMrU9Pb4BgYEHCh08srcytyE8v74OGqg5oJYIjYc0sTwdB50wJRgxqrk7qq01PK4CC50BgIIaOiwdB7IopJIMLrgQGZQRizIwIZ0YGKcFBB0yNzAEDKsKBocyDSAMKygfoZUDgYUBAYcdBAsonhEBkqsHkocKBpIEnRAoM60oOy0IOTA3sbAyILYhkxcdH4gYoRUBHTo8tyQaMgwBhQUYkoMCojgQoaguvLQyM40UMTYULCIFkKsKkCsdEyYKCgMhFQgIMhAmnJ8roIconScIHLgbprsYnJUwIJIFlC8LGZgmLDYPnQgMh50dGbc7vr4CiwsQG5wuNzASkwUEKzAKAosRCYMgKqcCg5ASg5IGhTIGkDkwI6gPoJghqTs8vrowHSE8vbMAgIMztLMJiYkAnb0Anb88vr8zs7MAgIE8vr0IiYcJiYcIiYkAAAACP8A/wkcSLCgwYMIEypcmFAHnzEMI0qcSLGixYsYM2rcyLGjx48gQ4ocSbKkyZMoU6pcybKly5cwY8qcSbOmzZs4c+rcybOgQ4g9gwodSrSo0aNIkypdyrSp06dQo0qdSrVqzTF/dFjdyrWr169gw4odS7as2bNo06rliVXr2rdw48qdS7eu3bt48+rdGxcrUL6AAwseTLiw4cOIEyte3HFMvr+MI0ueTLmy5cuYM2uO7Bjy5s+gQ4seTbq06dOoBbZNzbq169ewY8ueTZtlZ4E7auvezbu379/Ag89d/S+L8OPIkytfzry5c4zEn0ufTr269evYFY95mL279+/gw4v/Hy90jIwxWW6RX8++vfv38Mk71rEjd/z7+PPr389/tN8sLfQn4IAEFmjggWbNFyCCDDbo4IMQRuiSDnnowEAAAUio4YYcduihYrLoI6IsZGElwT8Yfqjiiiy26CJYIYpIQYn5CCBBEJ69qOOOPPboI0oUiKjPjEESAM4DF3hAwSRCztiVYwJgyMCPVFZp5ZVYFhSkjP8E6cGRLHhQTIxDeuVYERl2kOWabLbppoNeInFBPh0IaaQkknigzwRq3AGOnk5aRUA+Rfxz4puIJqroouPFeYEhDAj5JTjgELCnBHdIYmmgVemQjyCMhirqqKQiF6ck4BThQQc7BAAOqnp2/7AIC/gAypVDUaohRam89urrr6LFiUSqq9YhAaWa6sNAPrRuyhVWRQShxoLAVmvttdgCFiSfVyCxSABlTOAqpXp+ic+fQnI51RiGoCnBrtnGK++89Iq1bZ+S+ADuDsfCOs+d6KbLKVRYRSnBlPUmrPDCDB/lJZhqiIuspZNKcoYZHaghwAVllBlVwQEE4UHDJJds8sksFXnkBWrwSym6d+IjwQoZF3FBpAM3hVUQEmSI8s9ABy30RA9LggQAHQCABKoSTHAsuZOUgQQS+Dj78R8SjJHi0Fx37bXJKhstQNJUSxJAHa6iSvGw6ObMVFsd3Pj13HTXfW3RkkjALz6SUP8RgNPInrHCGZCwUESdbi/l1wQX2u3445AnqjKlTbt6buVU8C2BGccajrhU8wlURuSkl266ils22aU+X6J67quvfsAsPiwsIgHZAoyxg8cEZ3X678AHz2DqXE6OKqrIsmAIrcrfHgA+RejO+1Nj5AGRfcJnr/325AmbKgG769FBABc8APvSsB8Pzrn4tG/ruvm4xf389Nc/nbDQS4+xBCw8gDzysEsfsio1vd7lyH4ITKACa4O/V01NAAQQxAPQ978BvgxVU3ufVH6ywA568IOpaSA4phY9AUzwdchD3wj/l8ECUs93IIyhDGd4GWGpDxw60IIOAkhBAaJKXy1woVP//ELDIhrxiIQRIapyuMMRti+AFQRHJAIQxMS9zXpIzKIWtziXIDFheeoblvqiWEEPzMOKSzFBFnSQlSxgj4twjKMctxKkDhjiA1EMIBQppUINrguLcwykIAfZlDqCUYAr5OHrHsACnE3FjbgRSBbMQMhKWvKSODEkHgdItdcl8niMdCQmR0nKUi5GC6ybWgUx+MT/+dGUsIylLO/SQADeMIBWm6Uud8lLtBSNj2OEXSiF2MtiGvOYTzGeHi04TDQi85nQjGZOgsSAC+AxmMNqpjS3yc1u1oSa5bNl+j7QC1F685zoTGdJiJeudjpTnfCMpzwVws52qm6e+MynPvfJ/89++vOfAA2oQAdK0IIa9KAITahCF8rQhuJHC5qAqBYcStGK0rAfYfBHGOoRBn5Y9KMgTSAi2oCHeowUDyFNqUqzV496+KOlLl2pTGcaOUTUAw9tsGlJacrTnnatHm14aUv94dOiGvVkOjXpTcOihXr8o6U4hSpQYdoGl+LhpTb1R05detOukhSmSs1qV0sqVKoONagmRatYX6pVtpaUqzctK1f9cdWSXrWrbIWpWEkq1K/GFQ+HkCpObRpYsn7Vpi2tKkzpKlTAwvStb1VqXJUaWLb6Vas2FetgXVrVuoIVrY+9aWHHOtTEMvauLUWsUkua1c4yVq9gzSxUtQrZyf9WVbVJLWte+Yrau3Z2tUrNq2xl+1KcntaviiVsZMF6iMgqtrg3TS5Yp0rX6W71rWLtqmSB+1K1BtWzqK1Hc/sqW8V2NbBeJW1eu7rWu8rVvV8db2+hi17OlrS5MK2seOv6VbsOta6WtepnySpZ99q1vugdLnulOte3Kta4cC3pb8d62AhXV6rF9WuB+3vhqQo4tFy161arGmDgznW6a01sauFKWcGKd66una1dtYrh/V54uaqlq34bq+PZcjW74IWuTW8L1reeVrCn5bF7f9zfF4MVqyGWbnXFWtkZ4xW2PGZwh6N63i5DGLcv1rGRObtixj74xGJtLWttvFgQ/3f/wHQ1b2yDW+TuwjepLA6teV+L3MRKeM31zXGEgcpnCZd2xYjlr1WhLFe5fvWrbQVwVM08WSiT1cB/RfR2/ZxnK/+5tD0m8Jr/u2XhCvjADJbqeEP8Yy2vFr3+JXOqAytbFW/300NO66cXXF+5thmokVWteRPt4S2TONb3LXBi91pbOQM703fd8aQja+Ujh7e7zAaxpKcLakz797cA3rNjib3d7rK419TNb5tJrO7Ssrul6G4ytzHrVKdWlSNXPaq+942dIXvWKCjNSFP5TfCCS2eyqSVKiDOCCJRCOc2SdXasJzverTYWw9fd6km1O2AVfxrSkAZ2nKnaV6w2WbXJ/y5znrfKaQL7O8lo5bKB8wplGet50d9N9Vkj22tUW5qzxL0rgc16at1Gd8UsbuuHgZrUHVf4vmOOa5NpC9vbopXGtnbudIe+WM82+bvVdXCSfRzpv4Y6rGmF6oP5ymowi9jVuX02aius5kW/uLbLnfCzw/xZPFv50L0t7Jlre1aap9erhqWy2lks6kGr2NyvvXhwp77kkbq1r/69ashd7mS0Y/3hIrc7pRvMV96WVrZ/3i1pCYt46Da+5aw2OtT7Suf2svvRkXW0sG0NZiIjHehwfa551+7biXe9rK0lbbS122QJv7a0o/Yx05O+bf8iNueuT/Wln01s5YaW2qGF7v+eK/x5jV85q57V85rJK1WIk7r6dcb5851NdejCW/OQjXSgFcv2yU7c+p4HdsYndcGmXWVlXs4nfbAVdG2mWVylXxp2XbGHZE7mYFj2XGmVfKsnVWB3dPl1bePGd3unaBBneUYWY/R2gF7XXqWlXysmX5Umga81Wqb2ZNSWZHdFXGj1btrFZYRmZDm4d2zXfw4GYMDXYWzmgR5GaK1mZt/GfOome2mHf8CVVFa4YGuWhVWIhXx3ZAzWWYqFb2blg5JGa2GmeT2IZGCnYY3GZAoWeUEIXXEGgmEXdm2GYEUHeyOFWJFnX+lWZJWGhoa2a6OXgkV4h2EFaek3UoCXbhH/WGSjJV8XJmQhx4gS5m/ptYfqlnlcdWxvxnLLd2nmhnILJltmmFkWF13ed2yWJWyXt1wpF2v19WBY52EQd3EQBm+L1YGj9Vw4BV+VNoadqF2K91KS+GIOOGMs94CdCF7otYyMtoZ2+G1xSGd4V2aXeHfaWGV1mHfJdnGWdY2plopK918kpmFKNXxe52CJdmbct3f214zTZYbvWI4+dn3h2ISDJnhx137MB1nStX5WNVqaaHZGmFrSNX3TB5Db9oYTSG+oqGoUmFf5R2cU6WfVBVpJuIxQ91l5FWh1dnXSiF2yhnUEtmrGyIz1F24E5lrGh3m2ZoYpqHbp94xFSHVy/xZp9KZh+VeGV5ZspJiSHIeGdKaQfOd01qV1xqh5gqZaBGl+VSZaszVigGiGuKeNY/WK7iZ0VwePAkhjM7Zc/uiCaXVh7OZ9Ugl+E+lbwWeBH4hwsLiR7ZiNzaZaJMdpuoiXVMdzXtdjRPePXIiSXwmE/NdtWTZ9fKZzl4ZfuoiD1jZ8iNhaqOdVOgVaQndu64aZ7qaZw1hWo+Vc0fhaOsURS2lqs6h9U7VkH6lzUMZb/SVnkGloejaJC2ZatklvPWmA5Nd5HMiJP1dxMEl2cfhomUZyM/eLRHeABTaHuBlckkZvbzZdVBdvY5ZoNThnMShk1OV8bwVr0dl/LWZuHv9na3AWfuBXgG/3X1GpeW51f8/3nHjJdkrXkVRIgeXFai2JasyWj2koltTWlVT3V81XcrC1YmqJcat5fYcHYSk5cr/XePZ3ewPpnGMFa/KJVjLpWNcYfXGHX195fB92echoYX7YmnfGcUXZZKvmV0mVn3KnX1xHdRo4k/Qoawtai2xZZMsIZr/XoJ/1l371mUQXipwFk6WnoNGVjfPXdDdIkr0mgcg5hdDJiRxXX1rIet6ofFeGgHnYmPxlhF64a12mWyRZc8c5WqnWija6dfTVd/IIX9qZld25oRWGkvCnZTeJVxKnXftHjGXJpid2Vqx3eMxpWpnXns5FYMincRr/SZnSmX4GCFv6JZPoGGRBWGvBh35CWZsWqW7o554ruGhlyl0japyxBZWit4uJal1WxYrruGywOp6S+afixnGQ6aU4iKLLpV85hmq6eKVPB4oyqopTmYUyCHyrKp1OtRHnmZqeN6LveZUxmFT9Z3gKRlyJWHPaiHX4BV5V2pnbKndm14WW2XVIdqJCeGXPZ2MHenpot2b4+Gub6ZYcN3I9tnFKJp+DCJZTpWC+R1og+YNvZmCsyF5cCp+gh61SKVQ9pnRDRnP1OWmC5Ylu6mECKWz+JYUz+JfpV3ZLlobdV6TLd68dKGJAaHRCGWSupVi0tobEJqa1Z43iinMxmJ8//4dnKCqU60qlS9haPlp6W8lqGCmbELZrcemdxYd0GWt+HBaoZCd82rleXiWHIfdbOBtrL8eeB7m1ZpZdLEeVjKhrq2d+b7i0oGdnAzuudvmsHUaL5kqzrWpzJ9lq0BeF3mWm5diowJdiOyZyWvur+7V4tCebMwmH7ZeQR4e2gGp5wNWkLbtXbbdd8jmznlmSQNi3kqd1uOqHqyawCJtz5RZ8Blt3qeefOjlm0ZeyTGiIz1ZfVYlp7GqLV5eNLnaIJqdbtzq0psd/1SZd4Ba4tta2SqtimGibieqFowdia/dyogplMLh0/Uq3y/mxYlmK3XaKaAeFj5etJsZlYYt8U/95VodmmfVnmwQYfLJ3WRkoqh4acBoRmnQ2eBzLq3Ynby74aT6YuzyZmpNYYYc2qcrmrc1Ic7yrpYzroaqHlzGbfVCFpi2miejYbgEZuJaakqhoctFpg1JXt4h5j0T3r30Ll5MosZdFuFLWeeB2q/3lnft7iEZ7YhnJgjgHZoP6bIWLhTGHYT5poO32i5ZVuW7mV9W7utJrerVVfo23tlo2uw+3dlQlijBWY+rbfxJqwcgoxMRbpDCGqaSVlQtGhCKqi0BGo+Gpp1kGluWolH5Yukhrhyi8fhJIg9Vmm6zHfm5GVXbJkU98YTwauiUGpGNKWsRXcyKpZ/fJaaUpiPb/uq/TZnQzu5Bq5WLql31M6sa/9XXRx3M/eWLw2mpxyWlraFt/KpAVh6SGppNy9p996XGvlbFM1pFfDL3I+Y0jWmuDeGg2t3JdHMOtF16uRo/mJ3mAi8az7LEo+qnh5oA2DJq9dXROqZLWCG4EiXadS319CIBEVnbN28jzVapu2GVea44y1rAHeWtbN28gh6ne67utx6jZBcpiqY6veFxZt7nWGVW55narJYO+uJCW68/MK37cBqIcMZ7g57N723n/GYzZV7jP+dANOnekmmnyFmyg5V2jFlUCaXjueGpkS7O3XFnfhW7eOWelKawgKL68Wb0F+INeCGv9S2xfi3aY/9qiVUuUi0xxJ/t3UaqDCeu00bhW5AinSVqge9e+4VtnzSzIkDemfTZnrhqM4opfdRyCVux9u8ZbkJeKWtimCHnBygebKoetKSyQ6+dpWziAJ2t34ipv60u/1Em1R5d+7HjOzZpzvsrTfzqZc2uX7EnH1rt3gAfEPmyBAPiClAWpBXmU14a411eZAHitjEfEKYaevMZiRFZrEcyWI0ymj4VfKMnWrDa5mrhehbx0TJyq72yCtFm00webiVeWgAW7IvxY4nmg2Hq1YxfCW2huhhV2tSra+Kia2hhrvHt5eF2I8RVu+Vi5dlnaEuinoIx+NBhyoOZqyK2b41iNUR3ISv/WxTIHw9LHpQ18XnFJyw9qrjlJtDu4q9X7XgZZsPWMxxdIsjD3elG4Xfks2tx2pKIH0U/8lw4JkHf5e49tvtRXnL2q4Ou21NirXA7qvhnRh/SGtF3sjzdc1LP7ffpLnhOn2V491CLdpE/WgINmsp5Hhb6mdzMnyXK7sIo2lAq4WZ64iJEM3Qcum6A73JHax86WdlpcqAIaohMWoDksbQfLscG63WkY4IrqWJpGm+95r7JLwFc4dNWZvb4nfHLant/HbXmnrtXIv95IoLFYi7YNoPCphFYb5HtcmPXH5SKbgsiFaw0GsXuKgOULoegLu6V9hvR73VJnxxy4i/aHXeX/mn4SanflVXx8zGLYCpJ656koduGsVWFW16PMSJ4Wa6ceGKU7uekbmMf/PaX9C1ly7Lp4Z7UhF5xOPo2LDNzplZ6b9aMZ2aac17lDDGJTCtOwynqK13ETamvNt8Fk1ruafJ8ZKZXFWewwdrZ42Z2s/HeAaGWmp1epzFyTN9Z/KYfm7ahzOIIpCWha7o/FVtwih4Hc2GLUaGente7RWeGDtqPepWmMabjH+dXpWFcircG/vsV6CrNhvn0j2q1Z/K9kboarRnjPBtu7Xc5u6rDAhYcG/u2rLL4Xf+x1OJU4q8B2h2+XDItKN/KO5eor7MnRG9GO6ZPjPmxdBpdKOHPJ/5VxxVt6PrqEv4Vtz9q5QdpgNUqWEjurQpmKFL2o2</text:p>
      <text:p text:style-name="Standard">utmTanf2+mlskvTNjbBuXdl8d7qWd54uffXiTzy6VaCMBzMfpjmyYmOy4idvVniTMh2lWlWtmxtm5q4WI+qA+6sbU6mPN900rfDFEav3wimXz5744y6ae1mLb5etF6JMVt3tMl2qHaIrlvUQznzqXeuR5iI/oWUvatpxjqk3v7aL++ORJlm0T19uWbFn2fUYbtxPdm1m2bDnbpxPJydPRv6t9x55RtvWAbN4om2yRyAhafe1x15keyZ23as+I3oJveGeD3Y/qu81hfMLMq2YfZ0m77Wx8udPOaLPyxgbt3lzP8okEwodaZIoqSW2Ql9iMVrkLf+8sBX4rMqxShKzX+vvvT4pYsnnR2IcP095G6cpNpqpT4GEG3q1cMz0F+bgvUQ1vM3sKBAhgMlImwosSAef3gOEWTYBpFEjgsjEmxYEiPGehs/fmxYcGPChA1XSvw4EJHHiBBhSszYUGXElTgHQuQ4ESPOQwk5JoSYkeTFgzabxpxKcmHFNk6PFsRa8ShImThNvnT4z+xZtGnVnmWIkiVKh0sJ6iQJtB5LizzhilRKlCjIpSajjkTJNWVbrwodVuS5GHFcmD1PmiyqWO5QvBcVKlVYM2Fmo6HvDjWsUOtGg6Nn3gxrc7NF1KMHknX/XXNiXo41s7Yle9BlTKghR4v0HfGgbc0i80Lt+zC08oXBk7a8i/MjV42yU55EffOtzOEn6+Jpqvp2x4mJq1MWqFm05dc/wUe9SHtxTMd1h7ouaXxy1p1eI++jjSjLj6a5uhqqp91ucoiuhwh8DCum5goNq48oWtCxnu7rcCzjtOuwM/TiIg2siC66KqfgiIoNvJnaK8420GYqMDeLiILxtuviWqhHB7WzzaeccJvNvIZEUs6uIzPU7L/GVALQwJuwK8rJERfii0QgSwSJqIJ6/M2gk6KD8EvxAGOMupZ2u9HI/V47MiOB1oRIwvm8zAsrNIvC78jIhNpMML0soo/O/xOdw+u4wwYTkLCnCLKPLqGyI68yORXLMzXW4HPNsDAr887Cym7UMKwMQfqqsR6LStI/EFvlCLXsRsWrzodKEivOpOo6iLpFg7v1KMkommyxXXXkK6MCC8MpuvM4i49DAOET1LbAULoxSOX60kuyZjvcKaz+YiwSWARxtYqrq5gzqN1Is3sK0eXA2m0tfPN9jyKxsvLnX0T+zQohghUjeFGBwmgpz+kmO4pAbX18SkPTyOOM2GON7e1Bx5q1Vrgd8dwurm3tGvKwQbcTzC0Ek0zTK6c+NjE8XWGWEThHrVNtN8Zwcm7dtt4t7TDPdDUM2kaJRgwlImdj2uH5jv115v/dAKvWRGxn3u9nuFJsUE6du+zR48o+1Dnk0dS7lKOmO2KQTIrl1fnBh34WtaNFVbXs7VrLCzVUyMgU7GsjfyN0R3THG408r+48D2m6McsRudHCjVjFELU61cPPlPy2MddIYwyyqne9DiLHbbuxv3ddE0i3VpmbWla6vquux9dN7I+xv7XWHbg5P8vLdgk5iy3U1dbbMObiUhscvOkQnO7HQVd8MnpGk5cMpNO7hLa912zMabVdGT2N7a4llW3ZdmldU2q43PMTSa/bfl8+7V5Mu9alSR0TMgalymUKylqexCQbuyHpZvZZHfUqpJRcEYttgMnRy55kqJfNRTO00hL/n4KDKT4hqznbewxdQhein+CJfzA7UW3yJ7m2yeVmz3NYnKxGMkj5iDNdYpzkQrcbUKUIZUEjYmzcx6O0uUk8F8lXE9PyIZVVBiqIQIlfzmOZvzDkLaiTlgkh+K4RjURQhFpSygy1kHCBT32SWRnqAKMZ1mGOVLmLDu9wo0ZBUYxmikneTBiVGrlspUi6Qd4VfTQTTo1EkVqhDwN1hyPKyO9xmqGcFfMCpqVYbl5puhFqrOMm+nXoR9ZrGQVNEyfqVIxR4GvOFelSs/2JRFYTI0xssCXBDokvVVIc1NPolT5BDuZQPFPSFx2nq1tWME7sSg0zg5Ydp0xJalMKkWfe/6Q8E2GSSJrDT+NWpS6Tga17fFyfyBL3GrQRxTOPqpKQfJi044UEbbFRo0R+QiKyaElC7/qOBNFYqAV1zmUU9KVA45TF3qlLWyr6opxcYqKjdW2AitSgIZGoP0BW0y49u6Ap63YbFipGI+lLG8pI6hX7WOih5sMm+EgJtCD5yXGRihZI7WJLnrVwceUUDsSeExFbLo2j+unYUlbET6DuDzd0gtquhOY23qgpVyEyTCQ7RKtmkUV8iRyddoxltMN01It624vtbNir+IHPnMAUKSp11rCrHlJpcZ3qKQFnUuZN9aFA6xURiyY5bEHulA1xYmH/8SgUvUkprSrXYyj4Ef8gaOpYEIMiuS4D0/sURSzcQeA9n2koIvbJMsmLHq1I1Ngd+coqLEFKSWGHwEPlx41bsydUiEkm/Tg1dbcjouP44rORVS1+4GHX2J6zTc76cZBKI9/KViexEunogmm6rEuFZyfD0DMoMymkhpKZRAOGrXIVrZB/VDnG+iBIUoJs6Mx0qbS2SnaAw8VREINjNttpiSqszZv4QsWvuyaGOlZ0j5kcYtqurdRhpnWVcaAVx+0BUZ1MUuQuERgSZyJySbkLku0wWp0TrtOgqSTwhOam3s/dsnlYlJ0I+zfEqrYWupTrY78EV9du4m1Cz5waU2FmMQpFcWXM4i0ARzkm5yT/eV5Jpazp+iev06rqbX7C0B6R+lz3rA2SJfWujDwE1VS9Fq5PXlL8NEioI50QPNxzcqBs+NVassh5z6SN/JrSr9KYMDek5Noqd1q3gSYkNlcykqPcJSAiR9kojMGTNEFE5ENdTLzN3Ohy6DK9Dy1Rb8t0DOXgU9VDD6ZHonbcXun71NiSiM3B2p7FDOtEvKQQWtmxgQIGUYhC3CPXuMa1rn29613fAwsosEFK33Mi9oFIP1V0WxcfGRLdIFN0iNlsGHWaXc22EiSmrWd715Y1B8XPfVBj2sjQ8yTmUS8u5qKgo1M2NUDxWLa4teeXtcKxmVmMqJzBZBn1vbJNFqfH/zwp32SLNJdRI1paewOTB1kauHoasqrhZErMlNJXRm8IRZBuLb1M2bITU6w9Rqz3SnWi50U/JsuJ+ktpJCo5keNFuUSS+SI7EiraZFFCrL0gkf4t1USeXCphSl15WPpfwekY3J4S3v9oRE6yRUioT0P5V3fr0pIaRntoYhN8tCrEnajwVfu04fDgcz6mXoZSzMSczQD5NEsTFORdpzdLY03bhmqb4C7MlidxzqKYxZyXKtqdAoWDo735kJXce6ek5+wTZxV+hJ1znaDZWu+iQc0yQAbgZwXNoUbVcFw46lSn6F2yVGbwnky7WqdErbS/j93BGFy3O8kq2nyfS4K3Ef8PgMDUr7gW7s5sVHrSvl18DrZupwL84KpCCuWE/zdNPr0kKiPy6iZCNPHRrAAOfH0P8Oca/OMnv/hzPYhB3GMQZEBEGHbu5K0nZm0aCUMYjuKK6SACCFZXLud/fBkaaYMwOKIHoayoCoyMAAJB64+GWa2bmhBoWqxrOTCayKK2Io77GiKBAznGsxVMcblsyahGAixy+isTIhSEQZiV4q2aozn/8JxXiQv5A7CfWiYoorRbCSDz+LslG6Gc4i/zEJnk6AsScsGneq1C4ppNg57kAjFpOZYl+xTYqr35+CREujgHq6zxGqCboanXyiYMq4xiiqajQR9w2bQVaRbiaAv/fgkzdCq3kzmhysONoJq/x5rA0pMsQHoW7ZCn0JotpdBBvAifzWssdDq8MxrEsNpBMVrBeGKKBGPBLeylDdw4nvkP0Nid5mMk5YA0amOtwIOjXgInKZKlpPJExLGUPqyLQSup5Xif/6u0qfkov9C68XKhu7q7oAixByTD6uKmJuGpyjOQAQEq6qoa3iupKqOPUyKbICuvwaqW3cAkkvm8AOmhrtA3gpOfdaKevxCu2mOnEpkaneDCvMEelZkStaqXUZG92kDGvMs0j+G3y/IR8Ig47CCu4aiwDekh6UOpCkwNDakTvZAuF4wRJsI+fFkrzfkIG0AB8fu+8Qu2YAu//4hUPxyoADygLjBcpn8iFDwYxDuJmUyhwCATptuik8E4vniamW26m8/SFDTULFJBqm2rN14cs0x7O1MMIr+7RauRtt7IqU8BrpCat+HCGC0JDQiqigTKFOgIRJWRHQmTvErro807Mhibn6DEGr9ILTkSwzdKkLkSFLiBIEYiJ4EMqFwKvTKqPpOZRrZpOJkcyARDOQr6lSfplooKHBMcR6mTCgPSKDTblVDpKsdBPa6MJEpbttH5nnFyGhaKNeEJPb38I5wEw2gLzPyBux7CSimhmgzkD/0izYfarvj6nxBqk0GEI2iKohW8Ibmwo/kii+TwqEVcm4k6JTKZlAAhjv/yMaOg2RV0tDit0TdLcsPpuRJBMRyTegkZubMke7D92cmW0xOc0pqZ2kc7NDGA06jDezqC9ENvmgjumso4qqPRuzc9LDg26ihGYj1FzKuBA7RuCqYD/JqMO8+sKqUgOyCeE6JECRwjac3nekUK1Js8vKf2eCXmgioiewvGgx58483FEQqjnKDcerqhcyeiu7H4eqP+UEh8WbvMxAMvSD+JrEjym8jym0gFALW4ir9AAp1YfB34wyQJ1TT3YDTqiAxfqpbpujDn6T3KHLInq634PCEGwzp58r/1iZmvsyMP7KinUhEBCihV46wl45elEiomozC0AcJ+gjxMecRnEon/fKJHtgyRtxu4rNI0Z0wTF4nLkAE+rgyULJ0yAqQZjmyriWsY7KHTzpuRRUy4DX1AylJFdtHEl4Q8++klWjrK6YwcA7urvZqVGpIhHCqeDdkYssCqYxk0xugrf2xQ4Ig4rpxKB4weL0SxwALBLGo51Lo5TZVB1muwhZPHdHGY8ZzLVPKdexOvuyO6c7KKIXsrgiuWsrpVk2S9qOElDVHNyNGpNNLC5KE3KsPO0PogN12iPOmP7lQO8YlPrUrMIIQ51/KawNGytHu3rqnDZsskWAGMnCO82ZvXFYkwEftGMLLVoYJERIkmo3KszyKlcvwiKNubAAGxilLENyElSIVQ/3drnriJj8vBK6dCRP5wLOgIpG/EDnpaLIozt4xDtX+iqSrbwyHpwjZFTQQj0bWoTltlCX9QAEZ40RelyPGLgAioyEFQADbghxti05/bpoVggxhAAB/wgSdwgCioASEAgwOwI/kiDIIkyNmhiEMoAARYhAE4gch6TCWD03r4AQgwgqedA39wEvOsVmjEQjNtjNwhERkVqqsZqHfCuLy4puW5xLRkneVDsUFbFcfMWNqKSgrUss0jKGoESeURJjGVT0YkL58BojDkN2KUMBc6oMa1QOoERQHVNC/zyQNBqrwRLNzTSeosCpIztVAcS8ZDMDHciYvp0DXRw2YdzMLbHf90Rdbyesmt4gxGgSPqHJo9EaSn6zpNnDMDJJttHEuUdB2HVa4c3TrknE0NRMbAICJUKcX86Jrc+TvbmlGHXTNPYR8ckkzSMZJ1lJZYpM83EqzZUTnv3VcwRav4MrA4wZKkCbRWO68qw1fe/ChAG6+3KFw/BC05TCAOFY4IHDgGuVtx2jPcwo+WHKW/CpZAYk9R+pmnS6PzFEU4QzPvhcPJ0ZRLvLFS3b2H2UeR6VhmZFTDXMR2FUt4nSgJfaQgmrb3nGElDSVYKbeEBSssqrtRksKucyZDLUrV8dYGlDhkrQeZVYtkjMR6EINfc9GLnEhcwwAiIAIMaFFbsIGAAdP/H/aaLCsINoAAAPgDH8gDOYDaGrgCqiVNWfE/dxEshPDafNCAE9hI9WlBGboItAWApxUB48WW3l0wWy0bVfxCNtQ2NUrLUVFZqbNNnZku1ClPKHOfUouipyDASj4blrm7uljUy3QyNUwyO5I+0bFDb+ndRcLgkvqJtqOvGJTJFIrLmXsNVsIV/RmRKiqMmgUultNF9DRG0Yoksok+wBycBL6bAgGQ6Gk0FbrgJj632M02o2KofVw2EP0evZE2qWTelNEYh50gkWMXsdKc3DtNk1Wg3nFD6tWpt7yQjcLceBnk0hkTZUHFWTkwifqLV4FEEZ0/Was51aKpKGMQ4oNF/1UUpkvxuHZ0MLctLyZukdt8pExrLA2jnI8SXK1VWCnlsfRiwFX0KPMRUgZ9YueCVcIZS+QMoiIWkZm6RFO8wXkjlanxJCP2JRTjpb9NS+sSqb7qK4dSrHujCn5LJmNmYLl6lEhVjxfB08vc1PnzoN5kw+EkPsY9xGpeuIraMEpaH0giN3DKOIL0x5pl53082TgDi5GKaFaq4rQwvCQqCAXotfBrUZ7VtQgYAUjYgA8wACzwNRS4AaJl3KU8EZXuCUQ4hBigg0VwAg1gAgI4gKi146ptoUc7kaBiwDLx47AV51I8HDxA2zuYY0UGJ4QsWIKKFSnbzj11MpP4VRSB7f89USRictSUJox0Q7rHLKAZiknaalzkfULRdMkSmkTvquUeA67SBLKr2BLnZg+ryJYAthqyxrDDWcV20okjWmt7VcZN+035ieiPiqdXmSikUzLrsw9Juj0Ziia6w09cgaW7o+WOZUVXQeFs7sQyiSBCJCozFFLWFCKkNS6IdmGsObyjGiLxTFfiE1TzgMoNitIcOkwE8dzA2Zh1o54M8aOn+YncUQ9VgQgEe2/xbajF65WG88YTbkXI6a/xIm5IkiaP+a0K3U6IViog673iAkx7yaiVQ74XhuC3qxinObZVaUk2Ck5xLcvzaKfMsxD0DWbWWrIAbroJYrBixFFp+/L/NBPqMEo3VP6gnNrAKEZlHqfAHeZgMLfFfq7RN3PUL2vFH4rVpZGPC+on/Engchu0jfWUQpHGp3NrET9UBPlHzpuXt2SlEcXrszA0goUJMmDRLW5RXcOCDMCHDRj1DygB8SvjmtBBxCEviKqAHHBaElgBPHC/G6jjO65hWQ6jIPmo/fBaGQBk4anmRFPC1YYAXZABB5gD7S1HCH3hXbeaLu8aLOmo7qSZTebwzdG3AwJnnGQoF88oscG8uQyN/iRT4+u4F85q3z0dqe7eRKkz7bWdKmcTyk07DGQheqq3CE0imCVS//Es4msdI0U4IpU6kVFMzxI6RQzQLilg1e5u/3N6jItu5NMbaCtJk73UPn1LL3p1laVk7ghqDZlc3m73rFIBHbK03SbPPVh6b/pxuoD0qhz5OJBxi+B82wNum2JcVu+coGLM3RDlNMCwjVM5G9iaxt7z8mpLKhYO3+G+D3QUaUsS7rrCFHuMmLYMaSbnGNY5pg8c2JGaGKxnPW2TW6qDuxMmbXQ5zMduJfdQYM0TQaMzHmjt7QZND/OCqkARXJG+oh6rzGovk5gUxUgjr2AVeFO0wS8R+GnB77DK6ZZ3NNIVWEziHwJM95rS93aDrprMsj8yHEw02cqc56GhDr59cg0EHQy1RZaKWUs3Cx7csXroa/PzdJ7FghKggv9RH/URiIDxQwEtCAOv/s2BbqyXwIMXgAMf6AIO0AJDtvXPlkH9/LSMA3SOMO0T+MCywduMQFsjAAMHEIF/YnuxIl6MISGf/JNmp9AOA8PC34uJ++3MqZTCixTgSuqtIUkFh8KF6/8CBoh6eOq1GVhP4EGCB/EURFjPHx6IhxYeilhvokCI/h4u9Ndmo8eNAtssXNiQI8ONDEse/PjQokeDLh0iqlezpkOEJHMmzInoI56JGnu2wZmwIMSMCUVybGlRqEGFA6eOZGmw4lCmA3E2ZIrRJsKJA0mObclRbMKxZVceVUvQYMyXB5M2vZhQqMuNNYXaBTnzaUegHIdiLTr/OGrHiFGDpjWsNKxNlzgjNqypsu9hpA8Ne+RKlaFihWnlynUM9uDNyCCDKp5oOedOhFOHzrX4NrDXz1IbDlQ5c2TNrRxvGt4LtmJtuielJpz8+OVGsrB1zo5KViTjuV05xtap2m7q1ClbBr9ocS9MxNaPol4KdDXU26lN6v1Nd+5Sh2y7KgY5nKVDIm1HEl1UHSVgdAjp1Vd/fVUGloCNlfeTcCehVxJVPyWVnkZTNSTYVae5xdVrroFFoXcQEQgdUF8llRdmoHE3GErgmafUghk1mFFxCkJYEoj41URSebqZ1dJqSSbGl36b9ZYTQ6n55ZxhWMF0omRnkQbXdE06/7mZjto9idRKdKkYWo1xIYemf2thiJpL/8g5J5112jkndnCaNJUY9xRyD6B/CgoooffsYcAHkGygKAsYMPLnPSjYYJR/GqYHJB56AHHUCwv8kYAK5VGSwxVgHLCiTf50GBIeQFhaUBsF9QfSRgUgwMcAJ+ChhRYfHbKTYR7WsykQA/0AwR1PODDHSr35o0VCYYSh6kVahIEHtv4UiwgQQPTjkbdhtGGttkDE+lAY/OhILUGIDPmYUZaFZltTDfImG3X4isibi3f5uK5CHeIXm2YmanjcpVdWCl2D/sWVFlMBEtybdBlmyVd9Tz5pXJFt/TcQVBNvZOKC9UkZWU+wzf/H2GsEYYfWmrTptOpgMBo3MmL8gvljlIHVlhzDG7bHl7wLS9nwgGARCBpdHRuor24WnZTnbaPBBhdrEX/HI3bR0TuaZmP66GFZAi4GtMPNHbfzi175KxqAKTuFM80hMfeucBrdi9PI0NHo9WUt2+Wd3FAm6DKESL/bN48GwZTlay2/R5lAX5W3IZlDGfU03C7PttR61j2J1Ymlt6tvVT0JfvplJSFnI1JdcXapaG5p1pldeb9FF16rVodj1YTrp3XmlLmNH47S1exfTxit9/dYC8pUskJGLXdkklgvh9jrmDue1+/Ctp7fci5155h1L9JH2mqxUZrX5AK7uZPUo/X/bWaZV4Lt+Gpyu2V11RjTvin9KD4WERv+NNMezyEPKEtTCsXEBJmiMSgtd7ogBsfzE+CJRAGFgBSkChXCQmBgBBs44QY+YIAPBsoWkxIaW4CUuJLhwV2d8gGoeoMHQJDKVL5ZnejSUkOqAUFAtpKBBk4AOpmESG7+6MexAKAsEWBrRtNC3n1sgi1EGISLLBGJSDASHa9lhCnMa96RGjgkynWERkTT0uEw1pwHaew3ZBINik7WJcSkjoz3AhZ7yKYUvpDJgDR7kt0AOBLExOVhPfGPlXzzMx+1LIjBMwtbToY7iJkEIeVx3mU8chR5BXKR+KJfgBqGIVH+64BKe2VZ//LzFRl+73md489j2ESegMGRM+/ZjF9wNBYK/qREflNRyqq0SnwBbpeWseOG/EKx7AHMOPOjyiw/g8xohq9uLDOPzPjoFE+C6XGEY969GkMVBc4IZHDpUSQ3QyKwnI05USlP47Skm4mZxHptXKBgMEMUOPnFd5v80uIadqWcDfQ0wHwJVPSmk/nIjpSkgWCNehIVknGmKddjo3Amact+qUVJHYoPwiL0pslsyHnCvE1J0WSpDvHmgbzEJznbU7QexXJwNXvm+xDJs7dhJjgusZJmiklOpR4kol0cam0sdJpgoY5gJu3PdQBjINN4JiyUoeBJrBRReZ7lPBpF5dPSOf8TELWNS1vJalN/N9VQknN0clOeBuuBwb3WCUCXuRcZBhUoPxFKUBEwIQo/UIJHhRAF1oJj6Ux0S5AdpFMySIAx9LCVH9SgVKeqS0S46A9EjDanGwmDq0gbEaHZCle6WslXnqqq2QYHD8cywhRPEpqiqKqKNdpUc+qJT0QgRy9JoVZFakjPpTIXOejrWnZk9L039cdxwCEfSlziTjPSK0JTcSoBI7e7ApbuZHLE19eQlMYgvbVEV1Kqxsp6pksq5V3GqQplswKhHonXY/zLTkdZGU1eCsd6dYOR3Yypvj21aW0RHJxtOESZDIGTvJCsrt4s6ryvxExtMuJJELUJJH//5sy60lnQypLX1JcokF57c6hLJ8yTnfXRb8+MZoADxqUVoWqcqCRKayAamdeYrUaInBfrWERk9EVGd+1Rj38nKaSj7rc+K6YUM21WukRi+J+mibFEHGqk2Px3YLv12Mww/M3TfaY79ptq</text:p>
      <text:p text:style-name="Standard">e8a3tKW5KHprw5113zQ72gBGT6pRM5woS6XUuW6c6zIed+rXtbXqUEl4PF9++scw0eCOwylr1iOrGyYDlVlqQQxzSGM5PvzwUWtPxh4/cbciVhLJX6zynXd6+hzHvbFybWTVped2UVqqM2Uku9IbFybXOq/4wdzVDvLQJJa1XqbAHX1NWfgq7X9o9cpp8SAIRVhYLGQA/xyLWtQIjsFYQkkKWl7qXGQPeIQU+CAfecgDPfLBhzyA6gc9PEBaEGGDECDgDu/OgxygUAXlvqUNMEhBEf4gAx84QQNSMMgRcxVaf9DABXmQQa52om9HAMAHf/iDAKCwAwjgdlkrqUkYYOCCK/whEjJoggrM9RB/HOsOcnBAFGKAAI+/POZ6YEMBXMDzGZBABGEYzSEOcYQlFMEHPrg40UUQIaZI9TGmAd5Yb9a5G3uYntq9qGLIEqyOxhatpcSoVRr64ZJS2dbiKS9kTL09J45k1Fc9KDs5uE5hdalqSr0f3DZHTlTt1rv3qRh6oeSQyTGpIbNEqJcnQ2bGJRNqM/8m8xefukDI44cwxlNlIjsKMNyJdygnAZY55ZpsUaoSk02zj5DzeJhYm13Oco3LhK5beiUXDkBkk3R8lrPJ/9Vzv8gbL+Ju9jjfLEi3IPbJiON+SpmMRmyjRP68/NOdg9ltVb9s9ZOSg9UcwQ2VZkJwdYMPsPXNB+yNZKK+CNg352DSpShLLyBRltE/Z4+VRO7c3kHX6ciG6QFIj+hU6XzYjTgTiLUUou3UeiRI931fvcifRglI0WCNRLxTasROBwZNdUjapq3fAtoS+PSfYyiTVuzEosVfgzBJ/vyaSU0a9ZlSrNWYpeXT+QlHzzxQ2LERlvGgQGEeIC3ItPHVbeD/DOgIRJ8ESiEwQgQ0ABZ80J/sQQl8AAptwAhEwKMU1j24EN/wX3Vh3mB4AbvxgQxcnBrWW2eZCl4UAAA4gQz8wcXRYR50gQosjQ30wB0Ywh/kw8ctgqn0w0DYSh4MwMBtyrr5wMudwNG1yhF93D/IACVugQSUigOIAFL4w9IZwcd93MI5ARSYQK/Uw7HoggxIwBRcQR78YRrKAQlkQQ0k3MdFQj4gkQk0FUmwAQQAQBq+Gx1Ggg/8AwhsShXlmFLcUYWlUwzRxNrA1CsJ2L/4zarlh76IF1+QzkFV2n5p0gylXcSwIMEkGzgpVKXJ2GWYyNwpT4XxyBpVRdpQT3jU/4xGrVKEdd/uDFPXvUb8PBTgcSP51WMl6U34eRrvsIgzRhJghBnpYcmCLBsGVo+PEMnpnRv93AuasJMCdhIe/Yfk2NXQzMZ11E6PJIjglcePYcd2kMyPqElkuUf4+ZRKmZh1hRl6KAlfbJR1uBcncR3uKIcQkk7PuAk0RliSvRH3cVVduNQJBg34ZI5p0BXhJVWTrBMAKRBbVSQtGZRtsNclodIv9VON0A/MpInG/U3ulA9iAFVdDCQDzuOpWVk9duRK3ZmN8MjmBVNivNpOsodZwId7GIW1SaMiJaGNCGFa7ZZzfI/kCGb15F+TXeB0cMWBGJroCZRXAc088l0M3f9TPb4X9jnMh1CXCK6XW0yPRx4G9ZjIh13ORC6XGSUG4qxePq4YOZYk3EXFEe4VtHXdTmAboTTACFBBCWCBnxQComRhoxAWc0YKuRBa5zzkS1RRGNTBBISAC/BBFxxAC7TABKwAG9zbI9ZDDPhiF0BBB8DAEgDALWqACRhLL+aDHGgACMRAGQTAdqrIESURaVXAErAizH1ErBiifKInE0xBEeSBEzDcsiCEDZCKD8xnBzBBCjgBHyjLHNjEsVyBEwjCHXQBCTBBDviiDwyABBgBGGjAhPrBFfABGJDACmjBRvCiEVxcE3gACDDBGQDAIvjADBRjrukjO92HwqQHIVX/X9qAH2zuzocgGTpW0EdV5V1A2SUpoPn9SPFwE03hH0tcz0QaZTce0/Y4ksOc5un1FEYSxjPW3fQxhVHkoJUmnm5FaVZxFAEyR0v905bE2eVZTfG5WSy5UryoV0gFjWqCHtt05f/9nemMZvQJjf5F0D1+DW9EJCuxZJ4WmQFSRThCDC5RlezdDNkVThCx40G1n2ceTuIxqeDEVl3II40kWfVB59NgxIO8FFt0Zor46UEGZUZNIAoeEoxR0o/wYxrFlXZcFab2ZZFRTy4hToXsnY+gGEJWZYKMR5igW6sV21kqH/7gRZQx0kgGGjllE6XRi0Jijmw+FVrIRz4+5ELl/0S/QIVkDWvaLNLrrQzNCAmEUeuhDRifKWPPENstQU+SSMZZMo5uRSQ0lgyMhBXc/R+u/Y90ANLTlOmKjEdIfV2HMRBjjImiBkbenI2b2chuYlBgvM+GBBYLCecJEecekBBinZAKFcpgfaENqEtqEkc9RYWqSEsuLEAkgEoY9IO0cJZnNUUMqMEJAMEhAIEe9EPF/cEMcEBlsdsMHICrHIK16MG1RISt+EAS8cMeAmgeosYi4uJo4UEYVJww5pZtQYAu5EMTVMEhcBEQGGIT2AF81igSNS3bVpwPRIIhvOgK1ASNiu0JREcM0EEkwKII6IEW/AoNpMAVIFEVkNad+f+syGqJKbFjgcUIdcQm4oRNrOoTi33Phf1jliAgrBINPKUOVlZmdMYVzbDkybQYrpVPSVAQv/6PxBZrS9oRH33eivGZSWYmjZjXf+hXVnQlkHku7bgIWUAkjSnTPNLroWZY87rH5n2S2vCTo8JUpebqi3BO8IgXx7AESvVm15jFTdbISVrFTsSW5sjXQ7XXUDWNNdYF4tmjiYyVPC7skayvdBBHQaVXTj1OtHIk0/Sl1pnMQ+Ve8hrm83Zf9lGjiEgjpxal8NgS65kJoc2pmqEFDDHHj2XSVOnOmTaTa3ZejlllJy1kv8pFdjglRWGZY4raR9UNgwxYzyTraHBf2OX/lF/+sHqRUfdanaFh03/k04zpH5WU1KsWzuMNJZ5CJitR2pnSSKtFjLJhCUoKS/F5GgH2mUwBk5v83kWN42nihwyC4P28cXalY9dRb7aa0a3eYxvFht6cFJoIxMle0NelLvIA52FlIXEmMgoR53E255+gwA0oce0ezM0MiSscwgvAwSKASj/UQz8Agb0JgRu2x6YcAhiFJ27BKB50imupCEnYaj0cUQJUwSkaQta6CqyUZ4nqykPwQxscgq3kA4YOxCbjstX2RHiWStEhwm35KAfoQUJE0S26gRXsxSE0ggvkQwJwgCIugRBA7tEBFyK8gAvIABckwdExx2F+CRkV/+n8wY3q3qWM5R5GvZXPcklvUql0jRfqoTDq0J2+alr6VZWhyZC72lqAyDGkZaSY5kuuWiy+kA4CQ5/h3Cr7xCmnnY9VNgtXtk502dQLu1Logo2fNkYaWRIW2xcL+kyXqS9acpc0xrM2/rMiSRq2Op6CwJXimc+a3lgas7MCGsjjwWMTyZhzeePBzCX8LQYLGmT9qA6NoU6XhbApNVOCeZT0YNJB65n/0gs/wh+G+PFtjKTulgl3/B94xc+Tzpmh4mPhqOwxmeMr8Wnv+g0Tf8maVB+BQA6NWFeIlE3n0teg6iRfJo8/vUnq9AubSV9AB5Oajdq83M7ZRJcPc5lUvP/vTAGhRN7vRL0rqF4mS4ZuqC6pvFTqOElOFuVH8JIO6QzSjBCgOLpgPHbSR7fk/3C1m+kWR+HP6rW0EArYAz9HI1XvXjpf5RnHIN8JZByZbLDsPWBBCVDBPzRyoqAQJGRABNxsc7oQP5wHPNVTCsdEp3CzCnzLQYxK0gKXQAhmGwACyf2Dybly1bI3gfjDRAxzEoUAAETCjxYLWNgbih7ACoznRfinD+RWG5SnDFizaJAEHMqAEliBKZKchFtAvBQAHfwBF4DAOB0BHPgAF3gzIhhiLRMpEMC3EfiAG4jApvQmkriVF29VKjGkKy00As3R8T71NnUxTR/TX2+Z8Ib/Vzmm0Qah2qVl9dHYeDi9ryNt35DNCEV18KKmJgZXngaOl2u0NLKyT5TPMbyWKTo1lDuqTdvEOHGv1bowHmQZVD8mkk8Nqu4eq2VCdOx0WhSH4FN8Xlx8MTkdGxtlNVp8DUilDE6wJMYI0AYHWVvhJVhf2piOqn5tOflpZHmhkpS8R/6hdjXGV1rhU1PSTEVLzwEWOvX8JIuM7PsOoNdxGjQeNOZx0+YhnsVcyI109GQFXqQqE1eDEptwIBxxDuIFcEbjWH39x+vYqhL6Ve3F7qstOnHbMOu0CDM9OPvJZL3Y7m8c+f4QazPtthFTZv2RRlcdXxKqx29Q2l1JUqT9/3lZX85X3WA6GSD96U4If440+Ri+o6lf5g+1qu+z+c+URtWkogpbofVsUhVd4eVOAyaq6tVy1wmWTY12YdufSDcVnFB1o1B1b+EjNyegSPKofdGeSQ0Y1YMre3JSIK2pPOJoeUQWxAABBEAc+sAiYGgblK0MZK3RTYRp7KcE8CjRrQB7ozzWckDR9s+xjMAjmBzScoHWrlZLBB0fJFHcltwcGOMT0bIKRAQ/bASCZy1x9SKLW4Gw4UGEWz3SLVdADfryXImXskVW6DQPKuUZ/+XnhLWfgmUTsXPwqOX1EQcC5t5r12CXxg04mTXWGEzJfg79YOyecPVn6pio42ncfP/SO1EWlE2X7wVQObq5VPvxsO0ShR2OONFk9B6JNmme3adgasTTBQc5Os1xTQs8OHblg1VIBdJ4kBd+PB85P/c0w6ckl+TSoqk1/eI6P/MZuBawR/meQSUapJqwG+mzbCjPOHZ7XehJtf2v51PdLj1HvyzM3MP0fdkmhPX2Q72ZXV1wvPtrwl5gvG5xVJJwSUgw11Hpu9gm9OaLDQOEPzz1BtYT6M8gnjZ4DrZBSLBeRIgTJRJE2MbgwnqINGJEiEhiwYgMHSpkeBIhQpEDOQ4ciPDQyoggZ9aL6a8NyJQdXV5EidKgxEMSQRYNOlFgvZxBQS48mNAjw4QEhxodeHP/6cuNNl16xAjxo8SLSJeGhbl16MGBDjeyJahRasShSl0yTbgT6U+1KddO/Eo34l+RVduGjYhTq1KaWxUufjj1pMWCQ6+CHXm27leRNhP+8/wZdGjRn+X2bFsXj5h79woVurenBJUN/zbUrs0CA6PVu1e7dm3LBk3CHFX6rQhyLcMXC/gkUNEPkcAfNa6AOXCUTQwEV/JEitT9358nDuYopeEi0qI/cqCY8IcT0dACCPI5KRJJDokVeIrmXB7JuTD4QS6iHyAwAgzy2gAkhyvUy+MPCCHkI598ZBjghHoMNGI8EURCZL48NDihn40GYvCKGTjwZ8MnSJjjEERW6qcR/xdkGJElzixLiqvDSgJsJMnO0mmrrzTi8SG3dCTpMcIOCyxIs8pCa6ukgIIvKCzNuqsioqAM7CGRykJpKcKG1OgyuvgKyUuOiKSsSri+IjIsncoMykmlunQqo8qekgusgorTkrOnBEqLSanm2uwvjIDCqD8fDyuIJrZwguhKPAgzU1Gp9mIyqKggFcrLmtjU862RHAUyKY0IpOgtMkFCdCceGwsqx0UF4lOpOjGNSqKlKJqTs1mrLJRLR/eCitkwKWNLzLrezJJLWrMULEwh43K1MJL2hIjXjAj0idWu8LzWqP508tRVYbfKq9Yrf1zKKECv6knOvk4dls1ZezKtIv/UILopsEo303ciRrdazClvY8V14ZHgTClLkjYLrC6YFL0ssncjTqtZUlt967EgiTvJWjeXRFKsyOZky06kujRJ3IyehHPSsxTrkk3T8IrrS5pjsqhRTDFTMrkkReIRzWxbDtLHggRljMq+mgJKplVl0pfHIEF2FqJpFdpTq6FRDTqqndK1y85XUU3atBwBfVIyp44k1V6IEVvyyWWxFGm0wAVnGdWSFSiEEd/uYSQ222r7wIDWXOuNt9VQ0CIMfi0qlMzJ0FquuecupaRB676yoQcj8sjDCQF46IOBKTgk76EjlvAhDx9kcEKDFlwJY6H5/lldhiZOwOivekLE0JX/hz4ysAgfFDwiBdxxz0OGCvP5I8IbT8CjRfKkYmi+CzPEAwiFpkvxAFemE8K6ASdVCojlZEjAjhKjxHh+yGp6ai78E2DEkGQSKx1Qaziz2Mf8IpNTeURPdcFUwoKUnLbUK2IEstaXYCU1mf0pLmPTUvJUNbUPbstcAxQYVWQFsZdk5l50y0qfSqgqqEHpYBRTmVEeIzeO1W0qVCtbsC5mnBsWJHld6dhjCMSRmRCLVp7yFJecGKeclYRip8rMBJHltYAFMEkE+sqQwNSxKJbshmiy4LFmBqypuKtVfiPiBMcGtbHRDGUFO4pmjkXCFhKJJgt8Ep/W5aPi0PFbFeEj/9DmVqwI8kuCHgtJAZ+kFR0WhkpYMhbUHnMpMtUqiD3iUkP2Yimu/Eko29ocxfj0lzAVBy6FO+UUycVJIxWpLTPLy87ABUK1BDBYQfJjI6+2qzaxCS5rIgmdKJIjqWHpkUC7CVBARsdX0qtilSQg3yDGzBxprDQ7eUlJnsWXAiLKlY80DCPNdCxEfW2JU4JhJ/cVlmke8i7LrNLWFGnDG2ryWEkSqJ6aeDcIaqVhNdGKQgblszUO8FB4ENxEQzOphh1wIGRoTeVgI5vaUKEEWJgcayg3UhQEx5xAuxif8OmP5fjAOdAhyPqsI5cY0OEPMziACaLThvCVpx5A6EcbbP9XBOI1QQUamQ8fBBAAPtyvCm2QKvqAUAAbYagfrRrIhhLkoQrcbgYeaMFYyUrWCUxgBf2AngzIoz+ELBVDdiFdijgQhhvUAABPOMAKgACYNgDBHzRYACsGUAWgsFCcb/wZ/w61T4oB03OJCdVRppgzy5BwS8bSUmTYBUpzsuVr/dTRl2ylrE/Ki5VIpEqarMQxQvHFbsjRzJR8JSWKodGDGWHZmt64mIlRy1CayidfFoWmfrokLcQaSyfXslzOPJNd/fHVO4dLW7G0i25AawqsgCQnqFUxR3wEjHSvBcAg5sq1XvJhWGj2Q1KpdmB5DK6UKlgVSwnqSPh9IQ53xkz/nPySWsz8C8OoScRS7kuAewsLn8S0K9N8DYvCXZudwkg1t1EYtd7S51xKAixoxfKRQDpYQhC1M4Qisi8sq+NDKwik8brrmw+TW+dsJuGKtZZ/SbvLjw7rMX/Fq1eUCuViUDXhG5dlhk4EWkOC5V8b7k2A9m2SJK8U32CKGLSUXdQc5+cWrQHKmEoDi3ipTLQc+tNdxzlNHz1n5jmCeCWNwjFL35WVO73qYjYWTD8b+98M2oUwxlXkvySzOUlBZYmmGdVBoTVZck3pnrmUCEUp/Y+7delSBDnc5HxTCCw0bgNriMAgKFc5khYCOIgY6ko2SzBwSYU4oIvpe8BHHdPV/4MNOYDfXqMzUwgUQQ60Q4SMCIIHNoQAAdhTggkwUr4BMMAFuhtR85yynD84ZyNPQcT6xjMHIPygQXrNqj96ipMw6EEPWf3pr0KEI34kZH1cSAL4DiQDN8yBP7j6603/oAELNFmXUgHWg99VxFcTzVjjZAm3GFpCpoVKLysOmhH5JrCOtPhXa1u4UUbFyn0ZKTPrQqUn+7ZnGdOtZVlcIx+/nMxE/e29aPqRj8Vy8L6sdF/MvOfGjAYYl42L0IJymItvWHR9RcvNTFTT0lepT5EfWek+mS8HLejAJ45lc5pZrmnHaJetj4uBupQ5Dklpx+sutNHM5e1sI4lMJMLtlf8qTa+BX45NBb96UDPM4gQFncaeFVpPzjWbmLhomdw6prlTI2Nmh1t0d8GJTvdNym/LDmBzjjJgi6VWAAOo8KOEJHnWIiO4ZOZFU4F+aUJ3pQix+SWW53ZpNWfhJIGWL97WdsRm21mmAQNGvXAJNW6RInFJ9q+z4Fi2YqPSdimcJiI1HWyblH3YIIOY2gIXZjCr8+W765gHHt/GtP/vTwJGcRcL2Z7yOnRxhrZEonxFV+pNO8OpVfTvbqXSFK2wypypmpGeuqNGIAL+79RIajcuJwwey+9YS5WUgzliyonmqqYOgXp8QEXiAhFsQNfYCqicD0QQ4H5UACTa7QTOA3v/NMAE0scgjiANfMA6hMpkKjDYRMCnIAAAEsENrGAxcgQR3k1DDuQRyKNv4OoE6mV9dIo/5sMQ4gpf6G12RKBeRijuDOmfHEmzpuhiBmX6rKSaHMmHiqxm/Iv8MMnPRG5j+oxnbCbzcmxhIsxvcmuSuOVZTuu2eMy+aojxjIVOeK7vAAXs1GJuBO4k0ka3NmZtxo8Nr+yDLCOAfAtvOEfrgOLHTomcboxtaKhVAknqSKaBEqm9eg4wHuPiDpGWhKuxTIayTpGzxkK24oyzKimJ2vC2fq/8aEnvmuuyBImQAsoKa8YsVIotNINW+Ehl9iXP9AYZU4/6QMYMzQSbQMb3/zCKLPwGi+bFUEyrf66mmQbolgql9QpOzLZoknwO415PmLrCTjJmzaDr6gJFSCIMZ+DsSSLPT/AlnI7shdKGwSjCyF6rEKXOgK7LYLZJzB4OSnjomIzmsDomFsfovrLu5iqCngRoiFAu9k5lICWrI7RRYmrxb+4ESkpGtYKv7UbSSlYFkNQrTvBsT2JGcxrrTVpIY7AOYcixiZju8yCvVEIIjAwvJydIDylxZCQq/wSnYxTJcBSnNXTDNbAAAxrg1AhwNybnpAgEvdbGUSLxv2RNBd5NRmjqAKSKeiJhBpKA2JTCqhah2/oB3fCgRIatfqoH25QHAfhgRPQgRGRg2f/oYkNuxATyDSF+IAQAgA8SwQE8BA/ScgZUwCAOIQyAIHMCBnqc4DBjpQ1IMKsyAheoQ0WAIC59wEVWQG9eINpUZCgpqDJKA1NKzLi0huU+pVfeIvkCr4K6ZrR2aIAOrmi6JpKQroMuqEd+Iv50JpHexpSwQhPX8ONWaMsCqo5SJQ0lDvpsbGnGrvqUpVRAbAF9jlCGI5MsSIE8iUfMJpAs62yecxvPkX/2TOkCkbn8kCnsDl1oqJAyhYPY7jxZS5iIbLTir29ApebuTrP4K4UiCCZrDMQmRr+oxjDORh7JDD2/yfiEaXOAKbigMVGiJhfBKRgTJnlYLj2fSeambM7/Cu9D5kjgMHHp1OaUgNMquAuXmO9cSik5/YxFU9JGP29qcOZctstWgojDDM5QkAXKJugkuwn12GS5HEgBzybE1PPtJnKG/sdBJ3RU1gZVeMUhk2Qcg6whzPBXauzyCCO8MmXLFigoY+s2r+VeGpRF/6fRLDKfds+RcvRGuaTmXLKOfJTMSEmfUPFA0bPvrI6BDtHRmM7OwG5UeElYFkglPkwTO9SBhA4hilJwvBSb1gIkNOr/pLLUClBxVsMWboAfpGqyeAaLdmySXgoCC8TWrgMPbOB2KFMEZoIGUoAP+KBDlEcNOGA/RoIG6nIunS1DBBMAQLM9+mEgrCoPuip9/+KjAAAgD/Kh2xZCVq+geIow24Dg2GIhqlgECA/TkogQKOZK3pTCWGWAC/QDI2KCeu7A3hCTF0FGyPpmPxvvkuJRjyRrCtmlJsiThI4lKD8ljkCFOOp0+Uar9N5mb0TUyJ7voXBxtWjCT6+Rt57PuMjrx17OkYxoRyl1EFOxI1cpn86oxxDM5BgqhNZpSbNxXrTljFJV27zuk8KGWBZK0soTRvEIVkiuQ8esHxsPZDYSSC0sTRbu7bQlmURMNjev8d7GQJ12nBTq82pp51jUnkZJn25JFIfv/pIW4wZjRy1jl7yWYL0ukxq1ZmKIEy227oQESREqhIguDa+rTpZiUf89RjuN60wfhmz+7lZgDuEoSLHUcDjzaAfJMb+Sa7ckFlTQcL2QzILSZUqMop2IJIbcr/P+jPdUiWGxJlOpb5OmlOJM6YCgpjU38Ul167ISBp+Ixpq4q/12KZbAKUOJxW8rKF+urGGeBVBj1GYXzOz+lepubPg4NtDK78poBuwAj560dDEc424aLjHmdopCC5jqwVIDh1CBTwxE6lNBdSpNrXIUICbQx/io0xhJiSv7YSgOASy</text:p>
      <text:p text:style-name="Standard">lYzAX4UYOIAamIK+cYHbmwB/mwwmagBCkIAaWAADEgzxc4RDIVVMGMw86JAy27UCwJ6ykgAn8wAnkAACuoEMa4zx84A+cYAsOAAb/mOAM4JUJ1y1ISBAPvFJDOPMAhi0De4A7ZKALPAAEmGAKiuAfLqQKUC6W6nHRNJWyAkY7j7eT2kWyghSX9utjPGhVFHGMrK4kA/YdM5GNehR1l3dMLo8LB83FFilVtMqddGlYJjU224lHK0UihZiXaKiOxKtoXLQXr1AksU74KElJLIuKQ+zi/AqSDs1HWQ8ij49eTNdS9K76NEy06NaDYC2YbHMTvcKySgaCXgnzfsWJa2IPs6V2qY/RiimU+IvLRpKTyG9KRAydZrJm4IlH3GZvSmxJ4NjtKJQi/EwZ8VTizJgmISjIDE2fCPYZLa5LHPEesRYcs2y6oot1iy5P/8DsufxnFTXHc4a0kDDOd6kGTkbsjo3rhdDI5EzOr3A20xoWk5wUvXjQikAPjYa2NsfWV8TIhO7EV3B2WqwSSXXGkbWwCz8Cjg7ZkmhIQ81ziiwXuIaLkTaHSFYlb3tITTorRdFZzASIzDI2kzj3J6eWPrkF8JhvepGxlTZGYHhWZbZ3NEiMxCKyHmwABzYqfHljpJSyNwoBDbwAOfZOnU0ampSlfZNiFUrnOjYCda4gPSBEBm4khzukfxGAHrpnWmUADNoDc+gyH3BEfQ5EVw9TD1JahleHeyJEDt7AA/YXuWAg2VaHDwwhH3JVBtrDIMLHQ0CLXMPkCDlAIfTAH/9Q5w48WAZyR3dupIcjs0X9rJadT0l9sUcn2pmq1oDQz0smklW0byYjzkfaZj6TmSZPD1zsefcijpKNw4Sq7J2JtJcmS1ogTWsXj4skKNCEk2xpzpJ+zzv500lT1rR0hbM4L/EQS40INlNSakwFlvpOD+yq1+hQLC/QBLJ8W17oeLYi5l8BZhVlAje7ApYYK8CyyRxXa0glS7YsOcWc7qRn0bwOacDamTileBsv7uvcsYz+xxTpEIvZS2YCOWorD8kwasHMKE0eiBuHKLSpNnE/UURTW5QJnA7FpF4kaJyVRKBsTJlAdJrPpZtr7rU5ZbUmHJg2FoBqFiFVN5oZmqD/a4n32ple0cKDIs+ixLFw2OULCa9oC8+fR2vA/epHd4abW2tqQAwQ82lVlHjiHgpbwo9/UvKJYoySo8WmL8oXC4yHjo70qvTC6bO1majrFnpgNnS/8eu26m8kSFo0rG5I/eEQvGAQOlV8W/rUGEEBgEfffpmWN+NNuJIhEAIQamDXsoINIAAB+noGSCAKGMAI2KpWw6AAUuA+8iEP5IAHQAAIEOGB6dJ8LOIQgppaDxMhwgAGXKAIFoF1NAAEAOFAaHUhrsIG9Fx3+MAHBEEDqgAG6a0IONBkMPMg/MFcX3gglPUQYCCHIeSDF100d5b6bDd7DzaW5LFiD/VWBum8/2Qcb+1zxIpz5tJIgmSO1fwVkxyxQeO4v1ZSwr1shYaJpVCjDr0YpVvzn210M9DIzaqoiq6ZjINJwyMutGhyxBvxaXT0XFxv4p4YQvm7SdqsaOtRlf2McVW0lb3dQcP2ILl8tcii4XNy6CRy5rzTwb5YKyj7vPnnWSpFC+GT6MDdyQVew/yMPTl2QJ+utVwZvxCPhMA5d5HoTKymjGoJkSgigLTu3ovJEIHbaVwcUqq8s7zujo9skw+ZS40Dg/ikxF5RuJLdju7m2Furk1UFlLlZlny4CetW0FRcWvQoNntv6JRImWAyjz/7imQszC6R44yUoOJz7SN1nsmWY+F2PP/ndPjgb225HVXMppIZu8PHZDgackhdTHpzbLOeoi6miUCPy+jaKbQRcnMSY15msyZ4xf08L1K1myQfZkq8PDRGKHFZqgJwAM3HF81nWqqQo8SbNg/56D1oIjMDIyfyWCDwwPYbo+knwjMrHzADFFVDIjMvpa+EAifa72Buv0RYgvcQP8fxPSHQV0YoliWig8hLxrYK/JoS18nYGUoZQ/h08oyDd78Vmp+D8mqF+GARkmDmq1FmDGNKS5P/TBEbeX6uNwxblMDyHY/kaMO5OJwBoh6eem3qIap3aCCeQwbb+KsH8SHEgxMh1vOHByNDRA4NNqQo0KLIgiIFtlHoUWL/xoUhDxYEifHkw4coD9r0eNCfw4wIU7Y5yFDjxZUEYSrUOZDhQJoQCw5sijIkSp4mh0IcmBOnz5kZf1rEc1JgQpVBj1rkmPSpVo4H1bYV+fRh1rFQr369OtOrxItnQ8YkincoxsErdWbNqjMkwa8qBQ7mC9YuSclNr3ZkGLFrUsUrCz6+yVFuR64PEyq2KBevWp6GL47eibFi1rSZPVdWezcsUL5jC/eVaXJq3c3BF9uNLLVlSq3Gs3LuSHBmYMesWRNc/dU2YpPOqbLW2zn8Y6alV27ku5s0y8QVK2K1qjooX8WY7V49bxr8Yut7Yw+cPNl3/kkUVklUeaXYZPIB/5cgTyRF5p9xiSEHmFr1PVVYXET9F1tVkuFm31Dn0eRUUbz999ZNSNlXYmkipSadUIf1xJGBYU1WGVQEDvgUTBZhxtNSi6HlmpARObVXdHzF6FFw/zwJZZRSTgklXD8KZlEbh7TBhg0VfAlmmGKKaYMWh5i2l5D1XWeZSLvFdVyTgRkJX0lN9pdZkz0u55d9UzFlnUsgOTannxCZlmJfilIXkZWotfdUWL6dB1ykzknK5nvbudiokQe+RaeQYCEGImclkZRkSABiVyKSvinpHJYuZZklaA1JV5ZtUYGolme+FbjdbR6ehuF1MGKpWGPKjdoUSIMaimNOsHl1E124Zv+X6l4UeWUbmwueGmeIuI3bnGq6QgZZR6SOxx90+r12mnFTRbvkfMaOpFJ/GuYoEqXoXUYsYwJ6JB9Y2BFZI1/d6nUajjiGqBt6fDJcl7oSh7bWfBiuSCihs3ZonKPCtSgYYI6h6p2VUS0WU5sdKoXujGz1lOTKcCEoJ5OtcUWoei6O526b5c662WOMGvwQcCTdqNzO6/2nqpFhEbhtqfYSiBLMBopbF1yDkZTwhJmlipKLS/F0np0g+doY0nHBliGQ9KnW2ps5I5ShXdvm5KBvHepEWM9UyYrXtC8i59rLEo+oVV4gTp1SsY1O/qDE42UaW4EGy9s1ajxhnNrMtpr/eChqSEYsapF3p26ad4Fvvvl9fFFJe+0EWwU1bRchYqY/iPg+2O9y+eM7HlgBnp20R/kN94Wqz3VWRzjLGVpXzlL3kpuq74e8kNCzbBmKnlPdlFDS9Yp1vm4d3jS3xJUlXYkblz84cC5mtWrUE02N9L2Nksi3bkWlN8gDnPU8ghWG2epr7NrLgzokKaXQa3T8+lCyOESjksEvUoyxiqSolTjzYAl+AStRrto1OTlhxivWehoEsZMjDGHqZP45D7MgxaO2fU1FNKtO3VwjLaNxy4N/MwlTihOgpQnnWRFCW4YKWLLhGMt1XiEOgnYSncJUUXuRiUpr0lY5hVSuXrtJ/6FLNqQSz4BQdHi7n5yGFTEdfS5g+xmJZWZEw2blCCYgpIt8ggIbyhhnLK7aD/xeQ5i/VcdXpTuZquyknD8SrCt7qQ+RxMgqhdlMc8NJZMkcuBwOduV/03kisgoUsoocy35uU6UIidS6a41tIWgDouXamKX3uIc3t8GP6kQ1xklW0mTrmQ8WcYMjSsInYQnyC9hQWRmhtEdeSZoaNKETKc0YB0GrEcrZVpS63N1lPxHzJFMmI6OWRGw226zJfEY0Gr995y3CshqtcNgjyAnJV2qk0xmZUh+y5Ehnt7pL7Q4qpS6Wjl2Q+Q8Q8ACEejxUIA9VyEQvcj7j1cxedSzVd/+ktjH5ja1wpjpUr5p0RcG1rSfI4V/mgvVGwDxLfK151ShV56+NIisqmNoOkEBGy3OOK5GUnGOjBKi+G6XqLT/rlXBCpKSRcJBWMBSLT1SpMa7UB0C2mtnlTIO7ezrskyxRFZMc5ShUWnM37KRcTXQDNuU0DIYjqiUPmVSwR5n1SlY9EmPcNS5MOeVhJUoOdxYFkvyQZzQa/CS8PsIybFYQk+VbTtpkd0FG5Yxci3uUdIhkH3jG6HOCVQ3pBrei1NjTULQy3xPjmrRHiuZYbKwmBqWiLepBU3K7cpPFbtLBkbbpqQrKZZ6WiSqtEFCKVV2eI5fEWL4NKISM25lYAwv/XCPa9C99Latx70XUrz1SrnBq5D09d6RdtWxrcxUX4xrZEXeSrU8kOpbc9PginG1uW1pt3HEYuZzL6ZKsIGuIbLLKsG9uiIQq9ez0emKX80X3X8eq5nB+S9j+5O883yvOXUpVoAIZ8KsHZGPYhoTeY3aIqSEBK39Ni7ObfBA71UGojf/xWXE90E4FhqSP+4IxZkHPJleE03tS07OhPBBJIfzb9Chi02dKp1HZXZQ7ZXLTCT0GrPHiXiFBsidmlUVHt4xtcZaCqgfTRcbnfVyiiONd1UK2dDLE0rUwdpO0NPCApNnJfd8z4zTSzWQPq6fphPRDW0GtJAbUn1dF+DP//zZXXeWEjr0+Bl6GiXec0ESicMCSGlYeTVsRk1ugGEsaAgsG1YgtJHya2ExI/slrU9mgdXkmTgsNLoD2+ulaWRpGcLLpljT2sIQySL5GanO9IoJsejJIz4Z1UFI5plAdbbRAs6yImTgjjCTTM8dgylGgUJtRAfMmTzpferwn9WmzL3eutmBqqlG1WbhOxkOvlgRjUsVTvqK3LhZtLXQQvpX48J2x40Y6M77csoAGV6xYPmVBR9FLfPUpxQ3KBpXbwbKHnEozIlZMKu7aFr8uO6vgcGzidrTXg+QG15X1Zn+Aiu+wrY0pAvKnmU8Un6Y4Ok5lpkY+M2uhnIVV0h//E/+/KuQrugIaV6ldj8yffY1abozQBrlRvCyhZyIjxkI9G/guDrT3SN+y1dvGjusrZVnZRnlTEwF1ijjSCNyRF9DbTLewsxVmhAda1HpbRojiBGGMUAdkSMLNnCA073RPppZUgdVpHUUlvbXWuWKJ07OorZfcHZQlgps4cQjUZJej2dhoH0uscTqpEZcTZL3+6eClx5oFHfsZXNq3Xv850D41iSfcQrjYvRdkq/5rlpckF8CYxvtroQfAq2kMrR/McY7JjE6fq+6IVCa9mkJpyFXrDITkirEz/Tn2eHGSg27kMLokHHnYn0iaFYQw5A5s0q3xipxAA8qB+ioxw5YcAKL/MC7DcjeEbFGUKVDVRR5naeOnaCHnSUQngF0GV2AGWeSzOVqmMi9HVmOWTOmnJ9xHVRIEa1sUdCHYK0FUcLklfCuXLMAXYLHGTBIjUv42T2HFIdo2MLrUc0dkflM2QhUnY6Z0JEI4YrjRIWhGHgOzKWp1e+8VMj7COUT2bE9FcuM0XgxXHfJRHjuENziEWTKlTnD2eMB2PdkjVB/GcPWAdQf1hQIXXFS2NB3DTdMUVxR3OemEOPEWOVblOKV0bpmjLK5jMk6TW6D1d7sicZUUGBwjSIQCM2yWWQMjMDDyOMW3IzeFZd7UcguIYpAng5IoPtcDIlt2SxH4hbV0eHvG/yYyMWNvNGhb+IkowUj80XVbtFtZxGxC5l9Vx0O5UznlIXeuMU1gNYl21jdIx2nZ9ByI1jRTZIdoZ3oGJ0moaE5+A10DlihK4oBm1yAkl0baBBwbYTFTVnyvSB3qk1pvwzqlJ0WAgi0xJT/z1i/y1x5YhDs1s2epJmf7x3+aeCJS1TmzBIZJdkNx1YZNVVeF2GWv4hHAwks+g0aL9Go/shpMs3tsVS+5RRu2iEx5UnyFVW6WE3ZCuFAqQ4j7OEVeODipZFaQBmRpVjr+ZzSDQ4E12UP+CDfMVXorVEYaUkA9FUOQk13+Vxks+JHfBSdjtj1n1mstBxyJFT6aJWLx8v+S0lhr0uZNVtcnbGhciDYpf3gcHPZMP7dCW8NY5mh94idCaFWVTKlw95dlyTU5BxJ9HRORKOU9ttQaX/GGttNNi8dN3IV/bySE2TVr2YEdtoZBD+M80NhdwzIg+phST0kha7J19yIffiU7wERaMtM1ZsY8+zR7a7I03jZHPHKJ/MI37ocrrtMnDHKHckKbQ+eM7TVQpydDNtNS2wGNw/SXShI6a1RQSHZxixZ/c1EdSVlQsvaKILaayyGRneRqixWOxUgqRmdnpJc0b/N3fgUYWtOcIsNeuWFcmOKCw3eG63JA1fV+75cy6ElTPkSdmPWVLPV096hv34k8sSd+Hen/ncS0Y9kzTStCF0rEOYN1hBkYSCtmem+jIj4UYkEnj4mIYmEEVZMBfbbETH2TF61HgE4nYhricd3pHxqaG0uEMg0qmpg2I3XVjEFnIqBicbEVIdhENlylXOWZG8/yZhvqHVrjagJXfOijjZuoWTREfJzyiwJYm4rZYqZjTvqZWe/Ge1tUW3tEX8YogUJZVl1nTLI0R0yUHBL2bDb5S5zTTM+mNqZjJQtUervYm9f2FfBEZD6jjP2kZIaIPeKhR57ybwwSSsGkaxcRmFJiBk9ig1jJV7HJVyB0Iyn3bEBSXfrlmsoxMz2DRWHxU0uybC3SbURRYVS0MnF0HDwSULdl/yeolHtH9l3+WS9Llmf1lyxpNih5Y6sz5Ezqpj4paVV7oz/KGIc/NJUsZGfNs1MxmSmYqm6I84m3J296mqJCiix3UXR85kNBRZBkdj3shKMQ0idSWELdSiH2SFpHFnNXI5SFxThlgac7KU/xA3cwwx75Uo+Zx5j3UqIeiIp8IzTQ6jakFn2p86v6xyDk8p2tlxy2uJB3R1IscTaXSKEM5Zt0lHaH9ziUIV1FxR6AlEDas4495JgKmo598anC55JE9VPlOXkpdqYW80c7B0gVcYudEyCZIzStRTMKBF1r43mz9z8KAZQGFzjUdzYyiktRNZFiWm+r9G5JmkG8Mql6tf+sEihZ6UeUw/ktNBcz0mZYkgRqxMe0qYJboMddzjVAi4aHaludAWJDIdd7K1VY9BVIDclpVhiot2Nm6kispLeyn3R7nNY1JaqXyfaA4EM6MgiLHQN3sIKlk4cHiUolyMEuOQk7h/ZGUwljpuIdGhqbm2a2KbMnRSSAghoi3OaMNxIkORYrflRZApNF62hKCRMp4/iq6LJf6MJ5LPs8p0FIV9JVDANPA1aZnfJ6ItuR1na6xNK3Rhpr3dRDI/Vv3uS6xvloIcq7/Saz/lUi+qaFOmYnfIZLFpIjlUI92qV+1WK02khCeHUaacKuJmKgTEak9la3bBtMcYRaywOL33f/OYcRT/8WNinTaQ9KobGyuHTin/dnnMjTJ/p2oxMJMOphqAD1lWjrXfpqF9+GtXYDXLAjGiqij+epWehXH86DlejkXx0bW2jGhKbCNDFEmgAGM4pVS4Z1bzNkFoxyjs5WcPmmFVgoShyHQNaEhKhkST+mRuAWPy0HMlvUOlBVe/U0d/kzQLaEuX+xIraRo1mzTJalhVC2jpVzm6+FZF4kvD2bIp6qRS98NxBcL6saagGWXEimXPgiGTcZuF/zVMVSORq3b7J3trlHND65MovGZMCoakDjKcm4SxKnWUvnuPjal67nRU9BuVPiQVyzyLbEjUvLctTrXRRIcY76TxYH/4he6h7goYde+61/64ge8iDTE2ZLq48EUkH2+5PGFHpvg46QO8NtFpW5WmCFpsN02TJaJq455CozxEAV22y0mxebIk8qvD3WxLbDGq335FzNtqmOWoWsfFjVzEsC7MdaqCbLI0SI64hHa6en0lvN6kVSHCTmN43TV2Ziam4/uHi/QRSJK5IqQ04MuCaAYT9k9V2cpDeFqZ8I4zmEarKB2K0D+GlCwza2NLv7WKQZ6JfedbHN27fBsn/eg6zplNEJO2p3K38V+nF1BK7JgbfhRTdKJp/H5Uyhu5PnvJ/H1Wn2obr3BEXMySQpB6okt2wSCx86F7ft9XNsdrSK41r3Wv9OBYe3HSo5Ooxpl4yrR31bY+SxnImtpwS0zdhUSwpVwWfFxgQqLXaktrknDWuY9AvUVYyBF5I/0HVnnTVVdXOWIbdV8mzOkWbOsAmK3aycR0VFz2W6Xgqh3WWp6AU+ywWCGLHJT+IKT0IR7MuRh32vzBt46We5WKiyAUoomtcYpRa7NGZ7j2RyBfkeZiGnCIejI2GK2JtgJQEzT42RDeuUnGuTNhWGhUMR7qe3TYVrq6qX8uaZv5cXc0cZYmS1gwXI24w4eGaUr2ZKDue7trJVRt0X/UVwzsNDUAmlVYWJ9JpCskuGPuh2AdxGxBs5EAi8euxIQaInglNHP91S0ar/v5g2u0pNlQyUgK+pW5vY2qk5r01mafftmbnlh+VdNm00nRXWZEMMlmlojDgZU4aFMkMpLdL1tbZrLNMSlAQ9yNzzevfKIiBHODF6Va8HahwVIDCJM4ZbgIpkas3rk95yfsnKvhBK1CNzsiODEyHGJBObYlE8Tv3HS22msza9hNkxaqBIT7VsKCSEGEPEYiU6d83MznKbS8rCb9Q0aIjoJ9Ljd4ThcdsdNVKtn5dTo44NMHR4PciZXmL9Td5L5N81PhuivFNOzbkNQ2/NgPbTR1rEkTUVkbKJPX26bfRzl+uZWIBOfR1y2f+gBW7ItI7q5LH9w8oCoU4J4qTn1OwZ/3JMqkNmIUkjyzMU7uSY0bVUNXxyRLv5aLY1nkEvyx7cAydOuud0ZNtB/JSxFjK74q7Rc5d0zOrLArw5uIfigYvpTb4Y6NMTt7HQWn/WfZNENXK0mECgVDSgSnAwgoIT7UE2SZOODV5TJd0lBcj7qoQjiEaQo0acWhXmtuZxc+QUuUtUWK/hCJALOuXGXKbRq6JSkTbNuWCmRc6BccozykkzVHdavOHM7LhEyoIkRLYlpVSDvPBQtegAE5RG40GAxop8zi8/HY2p04mQ9koY+eqSvBMcmooJOIjsA3oeLkO6HC85n3t4J4uvg+NgpEiMZ+ghxb6zBGDmE4CoXsflfv87ZNxOAshHiBZi0KeJNb6D3a6PerZsx+7NXihXBLkwzwsh/RsnZbe4emNYJrMoVcti3AdBwmLNUj9zAGLOi1s9vV5SI4ZsdkVh+hzPHnWPlCOsCpfBioNmhJI9Jzq0iKghmc6o8pYeDBNMLN5eFgdns/nHCo+ivWqLVL/Kii3X+WNz3kxH7Gx49MXhEnJwMY9HuNHWPMRPUSEtEeZn4ByndTF0BJbywAkfgCqKSjI/R0homCyAtqf8hqpHXFueP+Qzia4eaUfjH23Iqe7Wr/7u7h5Mxl3rtTlq/ut7uBf61pWnPM26Pq8vVU5t04flwxqC4VJc4nm8/TtaBL5cR3//OinHwgBxCI+/gfUI+mvjz2AbRAbr1cNTL+HDNhEPPax3ESLCh4gq1msokGNEiBsNDpzY8ODClQoPooz4EWPEgiYfasSj0WHDkjQxmhSZ0eFFlxkLNrRYsE3Jhy5T/sT40WdPjhQbLlX5sOZUiVpXNgQ7dCBKhRIjIjxbcylUqCR5al1K8CZGuScVLsWzNuZPnzTXhpVYdixClwVXbix4EWlPvWvN9vwZ1nFRj3NJMixJ0PHaj0ULE2WqtaPjk5ZnyjTaES5GpJtJMgUdVmHWtx7TMp0d9TVIh4hjR/WKt2lpqJoHJxxcE2JnqyAx5464GOzTx5WdF81L22vO3hNX/2LFfJV31qhySSqm+PJ7yY/Cu4YOnBwyb4g6ZxIErRg1yb2iKb72CSHZ7EJOvfC2Q0y1m87LrCSdLjqLuYrK6u6g9kKbjKR/NuSwQw8//Meff+Ly77UJyaJJrueMyk00wYqSKCuFiPJONKnMUuishd4iiju4rjJMqBcNS/Ek9AjbcSjdfpJwr7FUE+9Fvk5rDr257oLrSYcIiyk6oXZjK6iyVnSSySnZs/EtJIebsMHFQJsQtbgGGy/J2T7KCj2VCiSwRaZ8tLGurqZyz7/HWOPtLpQWM5SimdgjD809V9JzJ+qAu28ikwRMr9PhNn1PtMu6xLCtP+3qTjItdVIUxv</text:p>
      <text:p text:style-name="Standard">/ODszNs+RmVFK9kmyr0CsEhcvrP/h8RYuu0MICEqr95mvTvMMK0tGm3vijNSQbmXIsLwAPxTFROsfkCTNnF4urRvx8LZExMOcSjbYbY8Jv1i2F3K6utyzSKrYDN8N0txuz0lG4sETKadGFECssvtEOvnUnoWSbCDQVm6P30V7RRKlch1G1VVYsCZbqLzeFbYq7AX06tkDu5E2NOCSLEihkEscdbkDQ+Kv2vb2soxA9mYICLFu+PN5TR+Pie+nTUv/zzOczm1qrKgzJq5i9re6zOUY0nXW023TpWzhNtlSL1bADKzWTViyH1FnUnyhNlLcenZoUTFKpdVS3s5v2OGT/pun1UsfbmE1Ny7S+Gm8tgUBE/EMtDPrn49zeyqxpE8/1KEeHPmoZsr6WCzLa9OambzeoBftTU5mwnFhtQgcnMKs2Xec6QbXifntKb1MMcsH5YKTruOlo9tLFtj36187EIu8LwlwnJh1w9fqre7fXKJRzvjJvrpHjumyt/aXuU9aLt+nFDum4gpFGFdtzS3bbXaqwFT/+lmFKuHKWjmKpTuJrPRR3qg12TrNiopL1jWo5+bIeZ5SjrAHW63Ma25LvHKKjlvEJKgTM2HO8o5YIUa1NeckRZuilKEOh6HHXQdWRvAUfBXKNJ0pRDnpI9hoZnQxehbGQdISyGv6BqVo3ylrOmPSGQgGGKmTPY9uAUPelRNXMVMJr4fbcgiidnMtX/HFQnYZoPxxa8HgUIlWvLpOlx5yoKkLjWghVk52lMaglzxkjXEi3kAhtbnwuA1CwqkaT2kmreLVxUB6JQzfAhOcp4StNr87HGWWZzFbWSlh92iYSPCWMbEFM2LK4hJOWkMR79aITlHaIl7pg5Vnjsk7qxPg1R41FhqJq5KNSaBcDkotaXHkNJTEopFmF8km/bJUiPdkgEoEQI6zyJN4ExRm+1CVxz9xQQAAAIfkEBQQA/wAsbQcjACYAJQCHys7UZmZkbm5sTk5Mtra0hoqM2drcQkJEoqKkYmJkxsrMlpaUjo6MHh4c5urskpaUzs7MgoKEcnJ0Xl5cDg4MMjI0vsHB3t7ctrq83uLkIiIkqq6wur68BgYERkZE9Pb4np6cGhocrq6sfn580s7IpJygkGgkIiAYvLrA3PbgHB4obnSArK6ghoCInpyE2NrUTkJMYGR8bGRw4ODUdnpwopSgFBQgYmhotLqovL6weoqQ0NTICCQkCAw0lpyYamxwhHaMNjwwmpyo9vz4IhwoXGBo6ujgkJKUsKSoUjoULDgwxvLAqrq03JqAKMiAQkZINigwkH6QmpqYkJaoBAYY7vr4Kiwk3OjUsJiwkIR0enhweICwGh4IkISwQkxMHkBwen6Y7vLoIkA86sjAUl5sMjhMLEAQ4uDgkGyU8vbQDkAshMgoxtTwJiQcgnpwTkxAZGBYjpiYWnJgrKqwMCIMTnAchIaIFBIINHDYGioYQGRghIB80MjQkJiM3NxAeGio7u74ZK6oGiQ8FB4gfHqEqGiEeoKILCQkmK7kFA4chOaoIBoYjIiIWmBYQkJYmq6UlIqQODQ4YFZsgq6M6PbwNjQoDBQIDAYQ2ODc/PbwZGhYhIqYmqK8eIBw5uj44NrcHhIUUjp0jIqYTmScmqSgfop0MBowxL64UhJESDhE7Oj0Kig8cGiE9PD4bnx49PDogGh8sKKIMkg8gHhYenSM8uLMxt7EWl5EosBs8vrowL7Q8v74oqJkeHJwkKKc3D6ASCxEGgYU6uygBgIISEYwxs6U3N7IXGhgDBIYhICYbniUBBIQtK6odGhwMAokboiE0NLYkGjggFCEkJyAsKrAJiIo6t7sNCjEzr7ArsCUrsa0dn6Evs7E+OLsXjpEGgw4REQ8xr7sGnBYFhQUToR0zM60PkJEmMCofoCIRD5EHhho3OL0kCCAen6MEhYUdnZ0AgIE8vr8dnZs7vL0AgIM7vL87u7sEhIU7u7kmp6c8vr0JiYkJiYsmp6Uen6EAAAACP8A/wkcSLAgQQrwEt4xyLChQ4ENkAmER+GhRYL3EsK79w/htg8OLryj0EHjwosFNXD8B++OBo9VPF2gRXKiRJQDM76zdwFCAHgsP1aJtw2eB1HcWhU9efGQTkAXoAWYuE1gFUJGIVm4uhEnP52v5sXDQGiCOSlWiwbYsY5oV5T7ns6rQtYs2n9K4QWAloFrIpxxjTKw8AEAAgln08LbVuVflaIa3zZUaZSRrioASDVL/O9D0aqdQU9c2fBQnkPIFldxYIABOCGKQVc5sgoOAwIXBEhmyO/O4g/rZjAy50Og58XGH1QqcjuDbqYMA3/88GFOgDlWhZhboPgdoFZcSTP/pMz4Q6sNATZYXZAOtmOs78LUe7zboPQPVapIMef+g/bindH2QDwGWDBBSw+Rlx1xC941WwVxVFFgEfD8JVBGkd0jnVX4DdRKBhCs88860CwABydDYBBBOgj+ExdBLSnIUBXrkJDBBxmQsEACG3yAATrmdOUOPDvN9WOQViQAwieeGITfB47hVwWUbrn0Tx6JEAnIPD6uCA8URYBwgQM4WYXVShr4ttOTVcwTBgZ7EKDKPGXWA8g7LTYwpHd0dmYnASNgQAkgOH1Qjz14rpRHNYG908p8Uw5lBygF4FSFAiWQsVuj9tRDUBV2DGKHpQoIMUCFBJ1G2V4iRtkYTnlZimlfRgFAkEGZBYXX0D6n0QpNq2XK9NxDX+llK64feOJcfSntU81TnqIUngYooUbkK9FeRB90Dzm74UXColomlshZlOwFzbSIk1PwCGAAsAZ5YoBullCL67Pw/PCCKg0B98kP4uK6j7O+RWawSSrgWhCWF8FjicIFMVpNHkSEEEIDFzfQwAkqnGBRQAAh+QQFAwABACwAAAAAAQABAIAAAAAAAAACAkwBACH5BAUDAP8ALGoHIwApACQAh56enJaWlA4ODL6+vO7y9Obq7B4eHJKWlN7e3KqusLm9vLa2tF5eXHJydK6urN7i5GZmZM7OzG5ubE5OTIKChIaKjJqenI6OjEJCRAYyTKKipPT2+Nra3EZGRL7CxDIyNH5+fGJiZMrO1MbKzBoaHNba3AYGBFpybEBIRODk3JCSmJKMiPLozG5+eFISREBoYDAkDEZASODc0E5SWERAPMjU0G5kcIiEkHaKhOjs+EhSNKDAjJCEkNjU2FJGdLi8sIiMmG56lGRmWMTS8ODU2DAaMDR02HJscE50HNjo5DYqIJicqB4SFLzMsFxmYHx0jM6wtAgiWNzo+FI+FB5GRBQcFNzozPL40Hx+mLy40IyIdHpofGBifMzMtHhycPro7LyowIx4hEI4TNDU0IyAsIpolBAOaDgwMC4aaAgYEMaQyOygyHh6hNqgMKiuoKR4hOzo4PL06GpscJacmGJoaFJibCAcFPbQ2BwqPPLs7CoqPMTywEI+SE50nIB2cAQuYCImKJikoHp4cMTexHiAfCjIgH54WAQsUHaAiHyAcLi0wMDIxNjc0Pz48OjY2BwqDJichFxcaJau5OLk6LjGxBoGFEJSUCAkHBwuJBp0WPDs+CowJNLMyJCWqOLc4O78+BgkJFIsWJiivOjk9ILIKAoqJJqamPDk9HZ6cEhAMAwuWNrgQG5ohAQEGODs5ODQvAgoeOrwoI5o4OrQmLywnODI5LzSzAQMENqgeI5QhFpoRHqCiI4ggDAKJJCMmPL86IKujCYqKMTSlAgQNCYoHE5ATILmqHRoqJiulB4cCGRcYDYwQNDM2PL++B4kKDYmOKykqCwmJPb8+LzG2EJEWJCioKyqwAIGCHaAsDQsxKyiiNz44I5oJBgoaBQSCD5ARBYUFCYiJBQUIKCiZE6EYMzE0KyYsF5GROj48Maw7NpAgBQOHODY9GSuqBoQOPL6/PL69Hp+jAICDCIiJHZ2bCYmJCYmLO7u7BISFAICBBIWFHZ2dCIiLHp+hO7q7AAAAAj/AP8JHEiw4EB8+RL+M8DQgMGHECMKRKiQhAF3lyRqPJgw3796+P6xIVAAwRMBtzoKmDcv3LyNBil6BBSS0KccCBqkEdDRmwGWGWFOzLfvHoIIEDqy2UCg2b98MS54IIAo37pLBlwKRbhPUwpmSROy+fRpw9MOFxZtqJqmyCWWW4neI/BJARsG3+Yw/cQmHwRmD/jm8+bs7UuYXAkwtcuAxpKygiGMebCh70qgQr3l61DBwwYRGhp8M0W3cj42/959etrxH75wgMIFhYgQ7VTQoi1A7kvoH1PWCr3FvlRvI0JE71xxuDC6dF/Un96p2KTswgIEEgbHji0R4dJRy7/p/94gGDWBdwc+RIJkLUV2fPPqxZeoeeyGDW5CJNi7JO+/T1QRpcl5fcEnX3EReXfeBg6E4ACA78zhWGrv9FXUeVV5E998CeZjk2JL8LFEagT8I55vn0x3wD8lDMBAPvhsF053p5FHQH8WUPgPBnP8Q5cKH6jwDwceRDLYhghm0JFHMXojEmTvFPQAYAPNoUwCdVFAA4xICnTIkv9oGNJIkEk52UABRJIAAVlQ8A2XByr5RAGLgfAmdRpwkMN5dMFEyJHbeUlUHHQpAAIG+XzAAAB6QmbWRgVuSIygXRFw3mqaLEDBAnTS1adEBGiyz5HyzfjPl/sQWlaJBGi6wFyOasZk6agxwoagoE/M9c475/2DgwE4oFiiRCIAMAOpLRGEqqVQ/nMDE0D4WJZGxU4AJ4cEIfRXYOStJpRAfV21IUSaSfZAacN+21dbb936kLaTXZquRDhl581b3HW4rWrkwVRvPpflS+MThNI1rUSRsnSYcfk0MOA7e2lkGVALw6QZInTxGtG/Gir8rWun8evtQ/9edompccnBwSgARlfQKCVkdxlcH4eZjwSMFHCexgTlwIjMFNfMUWsQmeyQ0EMrVPQ8P1VsUEAAIfkEBQQA/wAsKAcIAGcAXQCHncbjSprMM4rEDmWfGRkiDjpkUlNesNLoy8vP8fb7MjVBERgrmJqiPT5Hg7fcEkZ02trdQ5TJc3iFR0dQDkly0+by6OruzuPxjb3dZ2lwoqKsLi48vb3EsrO5qM7kZnaExt7sEhIcDjBPhIaPKkpn1NbUJoLEbKzV3uz0wdvsXqLR6PL5wsLEWqLPPJHIWl5sGh4k9/b3pqasj5KcksLk4uLkDl6U4vL8JikyfoCJJoS8eLLYCna8ZqbUuNfsFna8cqrUWJ7ODnq8qqqwjo6UHR8tbm549vr8+vr8YqrMIkZkenqEEHa0doKM+v78EXq0utbkUprMIiYkHk50Gnq8/vr8Fn68io6UIh4cHDg8GlJ4Hk5oMiIcXrKwGHywvMjoDnLARihIsLJsaqA0elQ0yvjgppDkJhgkfliMkrKMEnLAxKAoJp4wEn7AxOBAUJzYGkp42srIrOLsBgocytT0cHxwwNT0VI7AZqCwRN6AVLLgQpC4LlBEHiIg8ujMkLj0HgokXGJMfK70PlCMvOTsJlDcGlp4ytjgJnx4KCwgHBB0JHjECjQUDmjIMqrc8NDcaFp44vCgJjgQBh4skKjkFnTsqrKUeHyw+OjstJKMnMr4RjAUMo7YMoDIFHjQICYManzgjoSYlsrEjoqAarbUFITA0sjsOFAUCh5MXFQYptScQoLIoLDkJGq0JH6gLgosGiooJiAwaqKEYEqMOHAwFKrMXpjwJqp8anY0IFCkVJ6sVJrAQlhEtNzIGAoI4tCcGkqIlpJkRiB8Ch4MIBgIPIqgPIrwKiDIFFBwCjpAEgpI+vzotrDkZpDAbiCAgHx0RhA0UJbUaGKcOqqo8vjQZE5MfK6wpvTAPG7IfJTQEmAwFpDIlt7cDnycCFCoKiYg4qCoZrL0yujQaljY2ujQKCAgxECAnIqQRLLcDna8Tp7MioqMEnbEEnrE/v78Hh4cJiYkIiIkEna8DnbEHh4kFnrEEnq8Fnq8JiYcioqUGk58TprMGk50/v70IiIcAAAACP8AtwiRJ4+JPXlC7KWTZ2/gQIIHFyoc+OShQYQKGTokyFCexHQULR5MKHEjv38oU6pcybIlS34jOx60dxChRobpaHYcGHMmw5o8eeb0ydOmT51Gt7hcyrQlv502Bw6VmROnwplVFT7JuTAhVaxXreLcmtHrE3knm6pluiXnxbP23ro9CPctQ7s+62q9S5evvLNF+15Np3St4ZdhhfY0yhVs1Y2QxSYWWxSwWLhpD2v+J5Aq3LGXJYv+/Hkv2MtZLyouvPnwU9OgY8KtChivaqvpSuf2a7nnXJysW6/tHLNoYKPIJ4ctHRVqWLAXTwvJLFzt69+WyUZXHf33ZLJ//VL/tAn+qsHfwaszhRk9OVTFO7vHXezbPNGOnwPnTK/eZdvFQpz33HbPJTcXV8zdN9tgM3VHXX8uwURbVrw9JpOAt5XWnXaTjdeXYgbxB+FKryHXG4UBMigTQrcZtyJP7dUXXlgPjkiihgX2duFIAq44H20G8rjcezuJaCNKEv6IVW8CUphXc0/CCFuULDY4Uo1HokRcVrs9B6RWjaVGV2POWdXkUc7lNkWWTr0oH3LHCfaXhY4tGJ6U5CG4opFH/seEflbOOKdpZEInZ4pw4udjlelgmWWSfgkWJpp4esgYfbFNultgfNr4H2VQitfjUU3aOR+jTwbqWKcjwlTlq1bS/8lXboVCpeNxGxFqH0OOHgnpUZvu+GqcB5I6oKSnnXoVqxDys6F7FDmJol2V0XkmeYnK1iibiMF6p6BC4sclsMn6GOOdt83EbH+uOuYuhekwARJB8XKkBkJgyEsvQUKk429BIMUrb66KOtSrp4VyF+hWBXE0Ezsc9VtQvwkxsdVCF0G00A9CgCFRqGetq96n4AEKpw49+LCCOywnUAEGAlg20D4pxJDCGxgxpEIF7qDggAkO4/XYwa1imp1zUaRwBMtMs+yEzzos5FEANacQABPy3BsFFEisgIEJXaWprMj/lNMHAe8QYNhTUtZK0Q9P7FyFOyt4cEIE+2BQARJOrP/ggA4J2bMPCEiksI9H9kRwwBEJACCAUaPetq1hUsRDwCdqD+fhb4gqxIQ6KSBxhAcRAJyTCQ78UwUKJ9yzEM1VGF6QAAAkkMABLrT9oUwHiQiPFFKUg8M/8MATjz8EEIDFO8xjEU88/slKKda0HzF6BOyY5ZEODqwQ+z4GDf79PajfcATucUnrmEFC+C588MQLz/zlaL/TRzz0RGiinpW1UIETIAgCSMbkEXkorms7OAjNnGA4K5wABYULwBPuUafY1GRyKYHH+8ohhd/9Lh7LS97y6OE8fziPJcSB1p24ZzuYbQwoHXlg4wQgOBBUAQT72BkSLtCC/MSISwahSXr/gOdBDwovHmfDXNregT8kQo9EmdKRQgTggSOwDmvlIY//3IFDwYUuBRgIXQVaIIQsKumHCElP8TioQRzEo4NmEyHz3lFCLPQBhU7a0VAi4AMnjDFgYzoV7HhYw9XtjXVUmM2JiBIdhTzoffBwY/F+J4XlKZF597vfE1XiKoeMii80S4DhOPYtrLjgAE64gAAHhwS+JcCF87qPkszEkCFqMHgdjMctLae8+jnPefR43vNQMgXv3IVgVDsCDjnWnqKcEgkVUIE8aOYO26VSgAUZTIKaqZD06FIKOOhg8cIZR8wt7x3BvJ8/jjdMzrgoMAKimjv+2JO32INqAAxCDZEA/wIfWMAdKYhCQ3xEq8S0B0scTCgu4YEFOaJtncB83jqN10lBxemZrEMInarSggsgAQoR2GcKTlC7fxwgArUpULJ2IyIcjLODOOBgH9J2yXSyc53ffE2GUMUEE9QuATTQAUEIlJMHHgEALmACNQ2nuCPEwAMuWFF2OKcRhOKSjcE7W9rOCcKuCjMeHPyVaGZiDxWgQJlR+BNBzlLApl5xmja8GVydMMOfZAs0BPGdOGMK0/nV1B+ZZCfwyvEpS3nyKi6o4gyfIK+YcG8FH41AQqiJQ4YEgWdeA9uSbPWThGAppm4Up0STd4Y5Os+r7AxrrKaEEyFssXEu4EFG0mECDP9AFgUqYJj4ZMeEe/TAAk9rna66w5EnYGmw4oTjTJWItsD2AadvlEJb4jSruDDkHg9kGQoAEAQXBAEAe+vZ334COxw+BHXeiyYV0PScMnpkC+Jk4z/EuUZJ0iN5c6RjV0/7PIpWkGDpS8c9VHCBuf2DZVVAgjv8qALXyYsJVIugwOxBuwTMUwXtKGDb2EoTfhjPg8MrXvDI2UF/0LR+gZVofwlrTHjm6iAC2MEFLNyyC/ysI1WhWQzssA+d+EtxCWBgj7Opwvbx9ZbFiwUlPYg/zCkPnb/sw2nXiSTckCaPAeKBbGkyD3r5yx4l+9cTFOIvtzBBtkKQCtao6pMtvDH/kiP+JpI1eLYnoy2Yz9MkWJEUKIJFa81Y8wg7DpLhn/jrwQ+J2A+whjUyQ8QGIliACGxgH1p5GMn0HecRK3li5gG2hBKVgpZqdapF5kw6kdqJSl8sjwGQgAE1YIASBnCuLUiyjbrM9e/YSI+0PVm/Uv7qE1O4OS8x0tjpwvKieEIBCdTgCBaQAAWKgxB+dBCcupxk8eRczifTA8/qZCefh2WuQLYnpdnS04/QLQQK5MDCThgBBYQF33IgWdeTDC0vQ/iOT6P2iSW6T4pIHSpg6UVsi3qALGLAshk8AGuKOUk4tZ3kXNobHsy7JDpxqklOkgU7y+6RnSxlUNk0J0UP/wgF0/LxADnZQyn3hkcsMp1LXp4BBpiDaLA3+Y92JbvSVCp1qDoHrhgpfG7uYHmpMHhr0UaSjRlPnvLs+FV/cPJSJoKcipQjLoFL5kApX/m80cQaNs5Zzs9Lnjnt19WOpySFgvnk9AR+7hcd8ytHZ5nS9zKQ9EDyiLgO4a+ddz8s4DEuuULRoIIVrgWF6eCrZULY9T523Dyoch5MrvGQp/Gd3xGKQQcSoJopmR9S+zh5T/oDBlAAEVBgAEJsSRvZyGuH0rHwPNdSZOLuJea4CFk9QpQiETL5pIuADyPogAS0kYsBiCAEC3iHSsK511yaWON5BuFLFKWcx8jnQHpRvP+yxir5dax8ARKwcLQLoI0RICAUOJA+SoK36zg3tJfMC6bhW/If7yfrTQmSKLhSekWRerIACDPAMjGQA5MgAY/gBDWQAb22ACFAADAwTt9kNp3GRIAVIZvVeMtmZZdCLQQyKGNRfKFQBDPgBO6wgAuQA0sTbwSAA+sAAVfABX2wUL8jeOeUP0vhJ7J0crBCeroBIKKBKAZIAAnoDkgwAgsgC0iXDyGQATXgDjUgAQRQRPKDc/VDR+vBdexlUWaiIGMIK26DgkqogDkQAiqndwswAgzXhJnTH58iJAUVfKmWKyJXJsJnJg9gfnqXhkzohFCodyGQD0wjC2dQNN5ChvD/0Tmml3XkMiNJuIQLyIYrFwKF6A6hMIfqEXBRMSpfkm5DEi4bMXLygIZL2IRPiHQH2IZJBwMj0n8uBy7+FxulJH6ltB2pNwMq6DT5oIRIl4JLGIuzyA73IA/JaA8/cBDL2BHJGI3NqIzNOI3RqIzQiI3MuI3aiI3FBwEyAAFIB47iyDIIwAAIsHKeWB0a1I7CY2/wGFPfAI/uGFOzd4/0mI/4aI/vSA+I2DQAGZAAGYwjAk5wlgjjFEn5ZpAuNXHwkAgTB5EdJJENqZAulQgw5Q8wNUkwsIkC+ZErJ4sQYm/4sEaTVJInWTwoiZLt6I4mCQ8lGZMw2UbJgwNFgDaT/0QAsAiSIEmQ3PKTLvEODdABSAABsrABBFAO/+CPPNmUPgmUUJkSBPBuCIYABkAA9AADI9CUPJkPIhmVUTmVDMc0FjACsbAAgMiVAvmUYAmU7zABHQCQMcAADXAFavmRXtmWYEkABpCOAIkAfnmXA7mOeskmyBMIECCYapmXhQmV9FAES/BPitmVhNmYWfIOsXAFYzmZa/mVlvmT9KAAMsCZAimHnxmWE8ACpAmQCfAMlXmaNgIPBJABibmaLAMBGfCasDki/gADOSCZq8kBE/B5uwmaO</text:p>
      <text:p text:style-name="Standard">MAAtukODBBTxQmVWDABHLCauKmbzTkis1mbk7mc+1edP4lOEgCcd9kBDVhAndwJId9Gm4LJAhPgg+XpmDDQlwrGk0ggAwpAD6LWnlFZDgSwAfkAnk2DBCzwAkUgf/jZlvSwAFwgARrAAhAAmMo3ngSQewUKlmczDCFQgRSINhJ6JAEBACH5BAUDAP8ALE4HNwApAC4Ahw43X66utGVmbA4hOEpKUr29xHd4hI6SnN7e5A4wUA5PfC8wPJKSnJaWnPb29CJGZFZaZPDy9OLi5D4+RNnZ3A5jmyhIZsTEx+jo7G5udMrKzJmbpLW1vBpOdFJSYKiorjY6SCIeHGxufM7O1HyBjGl2hNTW1Do+TB0fLUJCTCosNBISHBoaLKKirBBelFpebHB6iH6AhA5opObm5IKCjCImL+7u7K6ytBYWHY6OlA5CZNLS1BIWJCYqNBIWLIaGkhJ2tA5GbBYWLBZKdBJKdCImJIqOlLzIxD5mdBJKUHp0nHqGoPLozCgoDAoyFJaquMjgQK6KqBpirCpAaMSwmPTQ2CYiIAZ4wEZ02B4sdBIOdCp+tBCKtBocDGhQdCwsyH6evMDI2Bp0eGZ+tEpKgKzQlHRasAoGOKzwwFqsjGys5DBSXBpi5CTIgGZccBoWICpirBZwwPL40OTwoCg0SNLGuEpUXBB4nBx8uEoyYN7s5EZmnPr++A44TFBKPB5KIEpAGGx6mIJ+uLCgcISMkA54wBoqHKi4vF5+ZIh0kBKAuCwoSJacxBYgIGJiWA5IeMS4sBoiINbG1B4iIMq4zBp+7AoaTKSoxN7o+HqMiK64mCgKLAw0gKSauAoyNPb8+DZEaNDo7MSoxAwkdHQkgBJEiPro7Jq4rIiklAoUDAYULHJiaMigLMSw8IiWhBwoSKSK5Nb44MDIsJ7Q1DYoHBJ2wAQyTBZ4wGzkqARioISWoIyGkIyKoApivDBKhMhAgCx0MISKoAZKeIiGgB4YIOigrLLIxDAedJqKvE5AXF52jHRsKLrQ8IZ+ZEaCiNbozDAcSBZ80LrYxGaIjOTQmHCGZHaelA4YLMSQxIRadP76+H6sZH66oGzIKHRs5AQiLBAUOJ6KnKSq6GhijCI2HPr86EoUSNjQ9NLWvIqKlCYmHP7+9CIiJBoeHBoaHCYmJBJ6vBJGfIqKjB4eHBJ6xIKGjB4eJBoaJPr69BoeJCIiHPr6/P7+/IKGlBJGdAAAAAj/AP8JHEjwn4sEAxK4+FerEDwg8ApKnEhxYIU1BxAwsFABosNaQCqKrKighAR+GGAoAFIIIsuRMAv6I+GAH796j0DCcxgxps9H/fbZPPDgCkSQDn3GDJLOJj9CDB+27Kl0JFOn6RhC3Em1akV/TW1m5XrUq9Ww/LIi3RnS7FdCWP/Be6jTbcUgu+JW0JEgiIyWU7u69QdXbAILPzjASCKlQh9LfSoUqtVB3bt3Xq+K9REjwr8ZInQ8+GGiH0cgHd6xe2elquanPowIdEBigAgJ/ySUUFAhwQoc9i5bqfGuyFmsLHgJ3NfvWr9P/5gfJkQhh4rgwlmLBItVSIPlJHxA//2XdkAJBLkz5FP9jjjmu2jToZAdnQaPXQLT8uiHj3y9e5expppIrxEixAHgiZdfOisUBCBxRRC3XXwsIBhdeFmRR0iDBOVjhYAfEhifEAwsVw8PPyzI4UD3uEdca/A5lQMKFj6VXH683ChQOut9ONx7FL1GwQcUDLTDBwSN0MAIA6XzYIAwUkQMWk4p5aRwRbQnUHFAXpZPYU7xY6WHL9bQ2jwtooBDCAFOGaZNVgIY4GX2nBDAPhL8sIA7q91DJZw+8cieme+4E0NNNmkAwT32fPmmmIG2KGB793QWJgY01LAJVG+O+eGL79iTAgdvOtDCCeOFGWd2RbRGjB0aPPh6gQYEARqToC5ixo47AlDwqF07AmhFq9r9EwILBmDwq11X5jqQPTXkgKiqbgnqY7ECzbPAB49CWtU+NJDZXnEF2UNAActWFYEB2F1bUBH39JquTwgIAGCEl9Ug0TwoxGDDvDAVQMA82YUokT0qbNCtUhuosNq4EVJkLrqdxkSBAMQU525FvPpasUj8bFDDw8RJWFEIKCQLsEQcnDDPsBuLNE8+IiCw8kACt/Ojez6FgIMHFyxM0D4fgOAOlKzp69M79yyQjrIV73PBC/kQ/ONlbs2DwwIitHDBDhSMcIMBIOBwDztXDwfsP/bgwMMKcMP9xiRzJk1RQAAh+QQFAwD/ACzYARQACQAsAIdKaJBOYpBSYpDY6ODy6OBGZpBGapBQaJC06KC06ODm6KBQaISSmDxIaISYljxmZDxoTGRoTHBIYoxaZDxoYpBoaJDO6ECSmJRWVEyWmphiTGyQhFxgVjyWliiksqialphiZpBOREhMZniaiphmRGxudHiEWoSkmpxgaGBudGiWijSqspBmZoBMWoSWjJhmSFhGQjiCioiKkDSmtJBmWog+YISYjIxaSGRCRDh+jIiQkBCotIRaYIhGYFySjJRgSEBgZnCAjHiQeiSoroxgSogsYHB4hiSgsow8NERWUli2iqg4QhA6YCSGioiEXCSkpoxANCxubnhOTkA8PEhaVGzOKoCooqB0eKxQSlA8REBgMEymqrCAfohiXGBcVFSKgICimoi2xJQ0PDiqqKBoZHCYkpSCfnh0cmiOjIhyclRyflx+eFyKinh0foSqpsQ2NsxgXHA+OjiimrBCKDRgVhiMdJi2qOjEpqheWmCMhohSTlDoqKxENERKQhCeoqCChoiWgoimqqCEJICWknzOaqx0coxOSmC2nGw8PFx6dnh4kFxCRkhAQChmanBqaGCGhphGQkiKjohmamBKUFBYYmA2hIB4cHiopLA6OoCyrJwoOjSGlohkYlCYmIw8TkRGEExOzoCgprCEcuBeYmCgqKBOOERoXGg6PjiAhHh0kJjOkiywmpyemJxOSix+hIiMjLBmVGBEPEBoYmAQNkySkkRycnSSkjxOYoSCjoRmZlx2dnRCQkxOTlSSkoxWVlyCgoSWlpSCgoyCjoxOUlRydnxWVlSqtpSGhoxybnx2dnyampRydnSqtoyqqrRKSkxGRkR+fnyenqSampySkpSmppympqQ+PjSenpSKioReXlyenpyajpSajpxubmxubmSioqROTkyGjoQ6OjxGRjRSYoSSkpxKSlRGRjxqamx+fnRycnw+PjyKioxeXmSSkjRGRkxiYmRCQkSGjoyWlpxqanRybnRiYlyiopxmZmSqqqxOUkxSUkw6OjRSUlSGhoQAAAAIyQD/CZyybp3Ag//WxTGI8J84gg0TFoy47lSciHEgNix4iuK6KREJXkx4MM4pkA4PFmSIcJ04lipfLmz50SJCggX70VzHq+EUcTjQaasWU2c1bSrX4ZNG6pfKd7q+saqlst8vovBK+mL3z0fLbNMogv3GrtjBKWCrlVVZjF01YNlUguNCihU6lfFq3fsG7eBLeNKIJuWF6hKpswXhARsTc128btFKTvzXTaXGluLEkTx4anLLjCE9q+xM8bLKmZwVnhSNc7RAhgUDAgAh+QQFBAABACwAAAAAAQABAIAAAAAAAAACAkwBACH5BAUDAAEALAAAAAABAAEAgAAAAAAAAAICTAEAIfkEBQMAAQAsAAAAAAEAAQCAAAAAAAAAAgJMAQAh+QQFBAABACwAAAAAAQABAIAAAAAAAAACAkwBACH5BAUDAAEALAAAAAABAAEAgAAAAAAAAAICTAEAIfkEBQMA/wAs2AEUAAkALACHVlxYWlxYMrRAVlxMYmagYmqgZmagZmqgWlxMELRAIuZAIrTAIubAYmiU4uLYOlCMQFCMUlxUur64tLywZGKcsKSEPkiM3uDYtLSo4GiA0rjQvrK4XmactrK4vrqoImBM0tLwNEyM4NrYTGZgurS4Ylycrpq4uryoOkx02t7YvLSoWGKcqpy4Oj6A3t7IXmKErJysjoKIKEaA3tTQlpqYTGKQpJy0ioSIMiyA3tqwkpyYVk6QqJycjIR8EDqA3sjAlJyMguCA4J60jHCUbmpwVqSkzMzYIhBMxMzMzN7A4PK0cH58Pjo4pKygrqqooqaoWlRYqq6oNEBAXmZQEDo0UlRMlpCYiHyMdnRwfnqAPERIlJCM4MY0cnZwgoaIYlxQPkQ4pKSYVmbUOkAoSkhUfIqMYmZwVnp4uKSosKRgmJZ4lJaMsrS4cHao1NDUhIRYcHCEsLiMlJTghIRwVlJYMig00NDAWGZozNTUhJiErKSggoIkPjxIrKyYXEpgbHRwsHiEko6YXlpgcJKUnJiQjIywOk5EZmJgTlBYQkZIUlZYhIR8Qjw4ZFxgmIKESFBUdGxwfICAam5w4MqEZGhgOjQ4SlpgSkxsYlRYXmZgfH6UYlhwoiKAnJ6QjIyAWFRMKEJEhLCEpqKoMkIQqLiwOjxczMysqKi4hIyEnJCUhoKIVlhsIoSAiIiYnpiclFaksJCcvry48srQ0MTMIjbMio6MqqqkZmaUrp68Tk5MUlJUioqMUlJcgoKEQkJMlp6ckpKcurq0ampslp6Uvra8ZmqUtra0ysrMjoaMvra0cnJ0vr6k4t7czs7MXl5cYmJkYmJcPj48pqasVlZcmpqcmp6cQkJEmpacamp0lpaUpqakrp60Oj40hoaMenqEys7MhoaEOj48bm50kpKUvr6sjoaE4t7Utra8enp8joqMoqKsurq8TlJMlpacqqqskpaUOjo8Ojo0np6ckpacVlZUrq6sPj40oqKkbm5sXl5kcnJszsrMrq6kjo6MgoKMAAAACNwA/wnstc+LwIP/vBREOLBZL4b/ejmEqNAgQ4kPGVaEqMpORoS9joETGO2gl4n/wh1cJJLivo8HO/aCV/JgSC/w4CH0ckxVPHY794HLxbBjN2HUtNk8Ru2ftqYCVX1DE0qPKpPNztngIclms2BKn3md8K9fUBIUm63T5kmRSTvn3O2it3RtoAAxmxm710mYzW8d7t1DF9NOk2tKTR6z0uvek5jfwD0blziiQzD45Hm9+u/P35EMwR17WLMhTIEbL6JEKBo0yNU27URCGM5eLyPgmKhc6jonSYHwmAQEACH5BAUEAP8ALMwBCABRBUQAh2pUcLToQObowF5ScF5WcGZScGZWcOboQLTowC46YFpUcKi0jKKciGhUZKaciE5SUKiujLaasDY2zIqKeKCooEZEYFxUZCo4YKqmxGJUbEJEYKSWiKCyjLKcsFZUbCw4VEREVGZUVJ6aiKSmjEZCKLSWsHR4rH6EiCwwXEQ+XKSyqEJEKLSaoGJmcCQ0XD5CXGpacGJacEQ8KKyaqF5ocCg0SEI2XGZccF5ccDxAKLCajGBicCgmVDY8XGhcYCQsJI6MiE7OgKqooHSQmGBePLKsnGZqcKCmsDQ2SBA2TDYyOGBoYM4qgGRiUM5qrDQ4OJaCiJ6ioJ6YnCgoOJaMlIyMsCQkHLao6JaSfE44RDxORG50aHp2eEA0OIaWiKiksF5aYIyGiDw8SGpoYJKYlGhiYGAwTEJGSHJ+XHJyVFhiYFJOUDo6gIaGmE5KLHBueIRy4EQ8QCYiKEYQTIRahFBKULacbE5KYDQ2KCIkKIJ+eEZCSGBIVG50eKaqsCguDLaKqGJcYGBWGCg2LDRCODo+OIB+iMSmqJaamIaMiEpQUF5iYEREOJqWmFZUTHhweICEeGhkcIQkgM6SLIKGiFZSWJCEXH54XHRyaHJ2eIqAgHiQXKSanJiSlCwoJKiioJiYjDxEQLbElHR+hIqOiDaEgFxUVGBWiEIoNOiorKKasIx0mChIND46OICMgHRyjE5ESE5OQDpgTIRyJEJCEC42ZF5eZGZqZCYmJG5uZDIyPKampJqalJKSnG5ubE5OVH5+fGpedD4+PEZGTH5+dGJedKamnLaetHZ2fHZ2dGpebKqqrGpqbGZmZGJiXGJiZIKCjE5OTFZWVD4+NDo6PDo6NFJSTKKinJ6enGZqXEZGLEZGRKqqtJ6elJqanCYmLF5eXGJqdC42XGZmXKaqpGpqdGJqbIaGhHJydIKChJKSjJ6epIaGjJaWlLaerGJebIqKjJKSlIqKhKaqnEZGJEpKVKKipFZWXHJyfJaWnEJCRDIyNFJSVEpKTEJCTAAAAAj/AHHhwkNNmMGDCBMqXMiwocOHECNKnEixosWLGDNq3Mixo8ePIEOKHEmypMmTKFOqXMmypcuXMGPKnEmzps2bH/f9w5UnD64pjAoKKyRGmNCCRI0aRFr06NCmS58qVZrUadWoV6lC1TqVaVepVrd6Dfs161isYsGiLZvWrFquZOOulQt3rt26eM/mfau3L9+/bgO3Hcy2MF2/gg3fRUz4MODGix8r3pvYceXIlylD1jyZcWfJljd7Dv0582jMokGjLp3atGrOpGOvlg17tu3auE/nfq27N+/froO3Hs66OG3fwo3f1uvpXx4rAvcZ/Ee9uvXr2LNr3869u/fv4MOL/x9Pvrz58+jTq1/Pvr379/Djy59Pv779+/jz69/Pv7///wAGKOCABBZ4XisGEfXEP3L4JAceYrRSiDBbGYSgUAYVBVVRCXIYoYWFtMIhNUUlJeJBJnIo4YlGlVgUi1KxuOKILgoDY4ogskhijBzymCONPnZoo4ohAomjkDIWuVSNN75IpI5M9njkjEsGGSSVLVo5pZJZHnkllzt6uSWUWjr5Y5VimmkjmFGiqCaWYar5JZlpDnlml3KOaWSeb7JZpp1r0sknoHC2ieSTewI6Z6JNEupnnUkKqqieaA4aKaNS9ilpo5dWOqmmmLrp6KaZjhrqoXfG+ampnnKKaKuldv+K56qyqupqqoYuCquoteZK6ay3BnqqrsDG+mqxvB5rq7G4/tmrs8r6CuquqApLLbHLJtsspNFCu62lwqDyzxxJ8IQKIcIYqO667Lbr7rvwxivvvPTWa++9+Oar77789vsfioXoZIUVPQ0SRyH+Jqzwwgw37PDDEEcs8cQUV2zxxfBK+KJOPgkEYSsYhyzyyCSXbPLJKKes8sost8ydhUUN4pwcuMhxbrou56zzzjz37PPPQAct9ND+ySguuTwNIiLRTDft9NNQRy311FRX3d6EE4oh88DQSYez1WCHLfbYZJdt9tlo65ehQUeXiwsqE6Yt99x012333XjnbbGNQxX/gsc/AyddlN6EF2744Ygnrvji2ImRlBhtR2cjdzsybvnlmGeu+eacJ2zhUH8H/ja6L0/X+emop6766qy3vl2HrUzBoE95KC0Gd0m5rvvuvPfu++9T72hQ6Dzh4vXLCAKv/PLMN+/8857zHe645T649OtGQa/99tx37/3363VYyNZz+DSF6dpxCP767Lfv/vu8T9WKuAR7jH52a8Kv//789++/3CzS2j9+UL9z3W47ufufAhfIwAY6cGUoEsbfkFa7OHwtO+r7xwUfyMEOevCDIHzXU0REP+iMDmTYQyE1QsjCFrrwhTBkj5Rk1rHaDW47QomhDnfIwx6+kG9EEVdP/wSCilCgMH3386ESl8jEJn5PKsKQGS6gU7vkvY4aJ3KiFrfIxS6u7nOt4FiDjJc97A3liF5MoxrXyEa6FaREHIPOg26oHaWIgR9tzKMe98jHpvWoFTQc4/k2eB0KxeEBfUykIhfJSJIJKXIDmdzrChEKOgShCI3MpCY3ycl7SW98gJuDuQhxwDpSwxr/+IIUOsnKVrrylfupCuQARzuDEdI6BokELz6RDlj68pfADKZ4EOK3AZrwXGjETiu0wIV1YKMPwoymNKcJS6gAkpaCu2V1xMAHSlDgH82gpjjHSU4+IkQMYvRJEZN5nULIggr/8EI550nPejZxK/SrpRXTF/8IINjznwANKAsntCYaCmR0pcQfOOJBgTDcQ6AQjahE4WcndM6uYBbEnS06sQt4SGOiIA2pSJuXoOExyIQE0SZ1WnEPeOyCDOAYqUxnStPUvdEobaOZAbkjhmhAwh5SYEZNh0rUoh7uIBIS2MAqqFIN6gMd9rDHKIxK1apa1Wxe4dhBkVm6ZzRiF1cNq1jH6jQKHUR2eaCZDZsqomikYxffJKtc50rXlSFIQhLcScfWiTuDPKMdX6irYAdLWIo9bnr1q2JCG2cQffgiCoWNrGQnq68ZzkxyTT0IdbZA2c569rPqikoYT0pEQrATlxQCrWpXy1q1HcSiPSkYHbPTCmr/rLCprc2tbnfrHapMD2lvixsCZ8vb4hr3uKgVUTGXWrskFtK5yI2udFWbFBtJsWP72Cf+tDvd7npXsmKYxlOEeExS4o64302vesm6NlAWj6mlw+1650tfmb7IRmIs7WmrU5AV1ve/AJ4p1ooSx6RdDzuK8m+AF8xggAIqkEQMRWbL2OAKW5icKJof9QomIfzhDGfCvbCIRwxLOwYMcMc0IolXzGJqJkSrDbJdi2dMY1ieqCBopRkZEVbjHvu4kUM5yN/kQMWP/fjISNbjiUSk1ZpN4WBJjrKUudihaUASDyGespa3rEM7gTJweTgel8dM5hD+MafGK0iZ18zmBg74/8RWUCseWFTdIEsvRoAK76o+NxWECAVBXJoQgsx61zOWiNCOaxRCBo0hOyelzgQlKFISAiMhwSxrFbW0UAh6obUlJEWY9nSYPh0VO2/6RASFoqjsJCLxTsrOMPN0SRuN1Fp7pc597tGadP1aYqoo1oKW0qDp/CFeD1orrv6jlxgd5FYfxCklVZSibtRqBHGIS5ZWro6ISeqS1gipv1bKphMilAqds9QFwVJCvt0UIoUX1Xo2a3WHfW1w39mspXb3mvjc3wQlCd91XrKGFCJoext81UoKNqYPe1ONPZvgKjLTr+t86HlP/IztBXiNIt2jhivF2X8WUrqNjW+HKwRDkv8G9rUHvqNOj9zSEC8poN90X5hvOkIdL3mQD4vvHMX62REX76Sd3XNaw07XnJaKwh/+bVUnHOOrxtBdoSI8rIGc1R03VI/+CPBKbztCKdd5z6MdJxlFnFd+Zki51/b1VfMt0XrmdZYALmuza7rW1eW5He08c/FCut5Sr/egH/05jiNb5h5Stb/T7miuW726K/ct39TtlWoBetGHFje3vbzoVU/dIPmVwyDC2+bSm15/fKehHOHW7J4HW7xbwTaiVc3shxPe0JSu+a57HRUMfXvYRJlGpB8ub7KXeip5j7e3541twSPV4smWSuILjvtUX57VkDb4qfkW+JKGyPW8f1P/lgbveDqPfe+curf571xzOfVc4IAqOMdr32zIG1zbOf/51dmu50pDO+y4Nn4vQlC8Nmk48mdmQiaKJ2ipVnd61m+LByheYU3MF14TclOZVyLOdmxW1399Bm3P520/F2nHZm3rlmB4x3XtB0XMVnGX92hUp2qntnV4FiOEl3/3BjPiVYLt1nmhZn0bd3bCQ2xDInQ0aG8miHv71mfwJnRvcWcBBGuEBnMgIn6eVm8ZZibVFXKcNm+1lmfxJyWWRoLnBoSYhySyFhUuIny8ViTT4Gw4KGtZASP9dW03Jmy6dlPBxnd46Gt9lnJb2HMFWHwj4nbDByNHyHMmeIefk3M8/0d9/uY4Uih4G6Jqdnh2W6iFu+doM/dzzaZrl3dsjceEyheAvDd5Wed2JRgkGPJ/RDiFFLKDIBJtdHYiZwds0jNoFVdybfMcg4BvOZeHbkcV5Md93+Z7SBh5KJd4pYZXjAd8TWcma4d1xAeMB9dvMjKGvgVv7RV5rAZ13Ih4VlKFWCd8QCdry7h+N/Vnw2eKXjh9OkgUJmd8QBSEsDckgWgi+dhp3qdx/Ed88Dd5UBQiDaiEo1aQ+uiNKBdrdrd30WYiQQaBsHiCyedqMqeGtriJynWNGQd1X/h3p3h5lygqXiKMsJYts4h7RJhyC3lnOxKMaiiQC7g2NHeCf1gqN7kpPeWXeGexdRcohQnXhzAybMeHFSN4cr3njY4ijF7Iey0YaLq4b514edM4a5n3fZj2cjXYiiyHiU0HlDC5gVpYIRu5b8EX</text:p>
      <text:p text:style-name="Standard">hr1HTF5XiWrpkev4cef4iVlIcOa3lmcYiXPJg9P2adAIa9vGdjFpfiCYbnH5FBZJjyiojOd2Y6VWkGIpfOv3hRE0hvB3i7K3cANnf5VmcRZnR+x4jHN5aVwRbdrodNJzcySZgPUmeCSYgUoXldXmOOQTEAAh+QQFAwD/ACx4AQAAHQZoAoe1gW1yUiKWoaRNboIlSHNEHx5qV0n1UoSDhINxhrxuZ2aykXIvYa1abYpMgaYeHz8eH1ubPVrA4ffHfV8eYnvd8fp+V0leQTshMD9ETlhtfIi9tJ7PSnM/hc9DWGF/laSVfWeiWz/iwo2ewtyDak/oToApTpCraVaDOknx2quTZlVeJh5OOB4iQVRCkNZ9kNQvMSyll4f04spfQRxNk9DMy8lGKTGxQmYxHh2Q0+397tYfMGCEuNzt+/vS1dfazb9IW3VVkrmpoZBhhZljMECngXFojp5MnNa6lYI0S1ZyRTo+drZbVFBGPDdchKy5ydGEdme8b1N4MkjKiW0yNj8vWYBFLB6z1upAZ4DL5/qWTjSK0uzZrYJGRkSCbGXWkIBfTjSaiWmurqxVntZtlbupqawwIyR+ZSKpqaIUFh+VqsM4dcSgqKlOP0eDqMHcuIvgyKzEkXciHiRNiMYyOkLOq316eHw9UHBandf++ui8a0Q9OkR2lsUaSmzX07yfXkzOkngaHhxWnMhVmtYeIiX5/fs5erg2asTNiFzOkGseIhzoUoEiIiQwOiSooZ+Ze1QyP0LKrpQjIhzPjnf58OY6QkTSknl+srxeSnRgZFyKjoSWipQ2P0TKkHgaHSVWXoTPnHoyQFQeGhxSRiAqNmReSlQxOzMmHhz++vcaIhw8PkU6RE7SjoQmIiQiJiQiGhweGic+Qlw+RkwScKx4gkgofODwFHggFBjwYlhcxjgQcOCwkiAqcCSwwChwGnQkCCjOMnQIHGyaKFwwLAzG6EAgIAhYqtTGKNhavtSwityoYtRwStTu9KBIPsTqtiS2+OD4wJQkCGzOPKAWxoDqtlwqPuAMKsSawIRGEmz2WHB4atTwKCCwYpDEFHSaEHQeJhhwGsgIHCg2FMSo6KDSYoToYiTwaoTiYuA8flhSpPTEPEhGEkCaOJhwfBxkDCzwYrAmJiw2OkQ2Okw+QkwiHhQ+QlQ2Ojz+/vQeHhT+/vweHiwiHhweHhwmJiQeHiQAAAAI/wD7CRxIsKBBgv8SKlzIsKHDhxAjSpxIsaJCRvwy8vOnMSPHjh81hvTYcWPJkSZBnlypsqVIli9dkpSZMqbNmTdr4typsyfKnzB5AqU5NGdRoUF9Jj2qlOjSp06jGoU6VSpSqzoZWdzKtavXr2DDih1LtqzZs2jTql3Ltq3bt3Djyp1Lt67du3jFHtzLlxE8Rv0A+xUc+G/gwoS15l1cEeNIjiEhv4xcUzJJypgna7682WRmzqA9d7YsOjTp05VTfy7NGvVq16NVx34t23Tt1rdh26bNe7bv3b9x9wZOXPhkxYyTK1/OvLnz59CjS59Ovbr169cRHx683bBg7wThFf8UH368QOx3MbJuWrX9Vffs38uPT5+pfarz72PVD59/fvz1AehfgPsJaGCBCOaEHHoMNujggxBGKOGEFFZo4YVmmVfehgOBl9h2IH64IIZlqRecbsYVh+KKubU4XIowsviijCe6WOOMNqqYY4w70qgjjkDeKOSP/IxI4pFIJqnkkkw26eSTUI4V4pQigkheP+RdmWWHXEbZlWME9negmAn+V2aYZpKpZppsounmgHCO2WacZ9K5pptGeqnnnnz26eefgAaqp0BaEsollocKVOWiUwr6kIlERspjkJL6OOmQl1ba46aUZuqppaByimmonZI6qmx5Oqrqqqy26uqrsMb/+g+jtB5mqIYcXtkPrGDaOaecbwLra7B1CmtsscjeOeyyxyrb7K80pSrrtNRWa+212GYLV6Lc3opoiB5qJ+JfvKr0mKialorup+uamu6p6sYL77zv1suuvPaaKq22/Pbr778AB/wnuOMy6u23un6rcHWJ6rplrhsmTN53gSnFbLLQOosxsRp3nPHHHIN8scchlzxymxQXpiiuhXLorcMHKwyzwi9HzLLNEB8qMbcPN4yzzzrfHHTOt+58cM81Dw100UIzTTTCTUP9NNIy/5y000tLnTXVLWN9tdZfc81zzF2DXbXSYZM9Ns1ne9222WWLfbTac7MdN900y5033jMb/7233Wv73XfUeg8+Nd9Wv/3PeRElfjfgdQvu+K4WPS45lZhXyXCtnGcOIkGChUbvvaO7S3q+7aaO7+msm+666qXDjnpvgCk68UDcda6757v3zvvvvgcP/PDCF0/88cYnj/zyyjfP/PPORw/99NJXT/311meP/fbad8898rNSDtH33n+4lfJ/4+www2AnLPXMNqdcsbkmP1v/xiffT3L+/NvfP/7+CyAAo2WrAvrFIF0zGtLc9zD4Dc2BToPg+1wWQQpOsFsXjFkG2bZBBnrNg+1D4AdFGEINLZCEJzRh3dRnwQa2cIQqTN8DX1hCFmLQhTeEoQ01iEMe6nCGOawhEP99KMQKBjGFO+RgD5X4QyMSEYlDZGIRO4jCFUYRhCdcnPge8kQrOlGKUHTaVryYwUWFa1HV4dwZM7fGbwmmVyWZXexW9zo6yq51d6zjHPcoxz7i0Y60I1TtVGar3LFRd2s0Y+8SSSVGFox4jiQYJBdJyUlaEpGVxOQlgRfJxHSyO5nkZCjVOEreffI7paTVKcUlyk2S0pWmTOUhYalKWSqSlrPUpC5b2bl/kCsinrRlI205xlvWKm0HuRL7CLeXx+GugPPTzP/2J0BqDtCa2BRZNbV5TW5mU38oM+DtVkY09zEzmWsjoQwPh04yIlOdEnznOeFpQXmyk54YtOfWmpn/znn6857/3Gc71ylQfGpQnwh9mzkVyk93MnSg8XyoQTmYUGcGtKL9BKhGC3pRiXbUornSokQyytGN6tMiH13ZK81HHVaulJMFGQwc46hHP9b0j3zEqU3zyFNA5vSmQO2pbwZ5QHGqlJenXKUhX8rUWOLSmLyMalNr+dRhVvWRu5xqLqXq1Kx2latU9WpYwbpVrULVrFYVa1m/ilaskvWsbI3rWNsqSbVqBTAjnatc10rVypWyhwksWnVa1rPAaq1QqATdSkjjzcaC87HTdGxkIbtNynbTst8cUMqIervC2vNyGTSsZ5M22rOVlrBXQ23bVGvY0ALttEMUbWpj+9rZ/zpRtqulLWlt69rd5va2tf1tb03LW8AGt7XG9S1ysYbb5R72uEtLLnGFK13WRpe50LUtbIGr3Os+t7vaLS52u7s4eIyUuuOdrnO3iyWUDhe1zUsj+aY0ntrNdLE/FepOfbrf/PJXpwAO6n8F7F/NEBV34ywk9ZQ63/I1+MEOjjCEJyzhClP4whbOMIY3rOEOc/jDHsZrYCQSYupZxHkglOJAlklEFS/tgAeGlGgmS+PK1viyN86sjXeMYx7rmICcJScha5diw6kziC7+WotTnLUlH1nJKmYylIv85Lc5GVdNjnKVy3ZlGibZylrG8pQn2mUkSxnMVBYzmskcZi+fmf/LbTbzlpGc5TS7ec4trjOb7SxnNcOZz2UONAdF2jg9R03QgN7ieeN8sMSe1TCb85AjJc0o8djXjespcH83HWD9dnrAniYwp0X96XkR+cC2W5mlQZlWVi+V0mWddDBjPVdZu7rVS62rS3Wd61k7Gte2/rVbe31rYgs72Lv2dbKLjWxju7TZ0K61tGlN7UdP29rVBva1tZ3tYUe727z+NrbHzW1ye/va4ZOIuMvN7kf6tdjhhuhBV0ydhfq2oW4sT2Lol2PJ+tjfPQ74jwcOcIJjtuA8KZJRh/xMOvNloPKmaHDxTTWh2Xu6FJ/3vSN+cdVmXOIbx2fH0Sbyh3uc4yb/J7nFU+62lfPl5CV/ucpzNvKW05zlZnP5x2ue85vL3OYTR/nPex70mO8c5xX3+dGHnvSi6zyZhB5fyJ9udKEzjiJMn3fuOumdX07H11wXtgGhGRgw0TTUaAe12jVd6lGnne2kjrtQORLksadaZcreuqMT2fWVhn3ZYPe74Lv6d2fvffBhLbziEZ/LxROe8cZ0fOIhn1bJN57yWLV85DFfV81XnvOBf7zoJz/6y5d+86f/vOgXt69ZeT7zoN/OicVVeJznc5k8z6fOAHO7oqpHMv0+uPCDT/x/D9/4xRc4wnuikc023DBCHqTf6klQL0Nc41+2Pp7xrfs8b//6IM++/8P9bHvsn1n75B9698Xv/fRz3/xVRr/8xz//9tef/fg/P/33b3/+5z/+/qd//TeA/6dm81deixaAAEiAHoRSuadBhwdv3DFYsCeBfQdNRKZSZgd3b+d2a+eBHPiBbTeCcieCNCIZqKYy0MdwRyVMESh2emeBx1aBMHiBNTiDnZd3tKeDMXiDz0aDyWaDQYiDoeeDrwaEvSaESUiErgZrRTiEP5iDMhiFT7iEVNiEPKiEZ6SFSLiFTPiCUHiEUmiEToiFUyiGVeiFVwiGVoiGZkiGWfiFO3iG6RYRXDiGYViGbAgeKJWG46Jx5qQrLAaI4PdMlyZ90cRYyWdwi7h8jf94fMoHiYyIfMBSEoRxd3XHe4TULWHkUAdlb4Goft0Xiu9HiAtIioUIioX4iaJoigbIiqUIcqgYf6p4iqtIUbX4irjYirJ4i7NogLlIfbsYi8E4ir54jLaYjLr4i/VUjK4ojMyYT87Yi8oIjdcXdVyUirw4jc7oXs94KKkkX4bHa+DiNNxRMUVRgiG4jiDYjiTYge9ogvCoR8CncFiSgviIYORoboCnVP7ogvvIVwIJV3pVkAOJa3tFkAc5bAmJkAapkBDpkAsZkBHJkA8pkRVJkRi5kRY5kTzokRIIkjAokoDHkRrZkaxHYg3ZkRkZTCf2j5+jcqEIForWFVc3UqT/eH4984cqFRvZRAgbsQ/8EAiKEAjn0k2K4A/7IAf8AAs7kT/8IAdyoAg38YhWSYmR+Igx4Q9yQBlS8RFOKQlUqRMowZT8sA/7QAhykApYEUcKd2qChCiZ2FkRx4nAKI32V3E5SYt52ZfZp5ftpJN+KZh/OZh8WZiISZiKeZiLeZeJyZiQ6ZiN2YyGKZmRSZmPaZmaiZmTiZeZyZmX6ZmdCYuEiY0OkXN7uZmiqU7emDgS14a6phdeMWJ4NRH7yHdV4jKDhI4wAUiBMJStgAIcwAEoYAZm+REEJgr8MAAScA8iEAA2QY/80ADN+Zyi8JszYRnq6I7bGY/saByQwZzO/xkA2FkjMyGUSgkcgZAKY5kRTtkb9Uh3DWd3K5iPIzmOHxmHDombFKmGFsmf+emft0mQABqSsKmf/0mgCrqfC5qgDPqgDhqhAwqhEyqhCFqhGHqhGnqGGcqhG2qEHQqiHxqGIUqiI7pUrpdXBiqgJ8qih9GHJspqTyZB5jWbZOQ3vlQRDkejCJabiGEiqPFYGhGcJVACEWCcbvlYZsmc+fCc+OCVIKMRzFkIz4mdKOGWV5mVWDmJkZgRiiAJ4ikCMyAJaUIZD6ABGxAAnvAUntAAG0ACaaAIVMkUSfqWE5NgcHmP+jiM7+dMEDR9UsajLhOo2ieoJAWoM1qoirqji//qfYZ6o1hGqIw6qY7aqEn2qASFqGKGqZxqqZJaqZR6qZ6aqKH6qaJaqqQKqqp6qqtqqg14k6cJOa2aqqyKKA5Iqwlzn1ToFec2S42hh+HmSRBTVLzpFPLiD0DpDziAAkUaAQWwpvXYR4qwD4rApM/5CjhxrBrhANU5ppkRrd7JnfM4rvIIfP5QrVlApQGAD2vKIx4hCsr5AA1QAeqKIg8wpSkQAISAnLIRnyaRj5aGp3t6iFQIrNVjsMy2bb3Kj3m3bgvbbsEKbg2rsBHLsAkrsRdrsXI4sRi7sRkLsRyrsWtYsSD7sQ97siSLsiFbsh7bsiO7sir7sSkJTB37sib/W1ezp6tiyGTTV5O2+adHtjOLI3V01rMN9yEtGBwcwwhm0LROawbrYANSC5QlQQhC+Zu/OTKEMADpap0tMSwzEaYBQA+icKVb6ohnK4loSxMlUa3dKglC+ZUxIa8SUAhNGgDH2RFdqQ9MSqUGELdsW6dvGZfRN7ACG4151lrfJasZxbPux7he5LjWZ7RAG6mPS7kUJLlFe7mcO7mdu7meG7qgO7qJ+7mlK7qnS7ouhrl2abmou7qmC7uvq7mpW7uyq7q0e7saZJoNMaixm7u5643AOxCu0ArFe7zGm7zIu7zKyxXM+7zKG73Q6woJYbwQMb3Sm73TKx7GuyW7qShh/xIq/GAGEXAAHHADHGC+5FACB3CkTGkZNnADRxo7Qim22GoxQkIZ1hoAyjlj4fq/3RnA5CpNpcG140m2LMITokC3+XC3TskZfCsBDfycVJmU/eq/KEi4DBewhYuJ/diSBvpWJpmfIxzCLFnCOnuSKkzCJ9zCK2zCL5zCLBzDJenCM3zDMIzDMpzDPLzDPlzDNIyfPQzEOkzEQyzEP4zERoxKdTg+SvzEMMkoMFrESQQ5lVNeePNFC+OzCkE3emMo3NsPriAQykvGywuktWEnHEG+zZq+w9msNlCeGWEGUgDHcjwsW5sFzjmm9HMn2bq/yvnAWJq2WcqlhuxYSWqtY/8KuOk4GvcqwQ6sEUvJt1kwwQbgEYwsuEl6iRtMn5loRQ4EWuHnUZDbs6a8qaicuancuqycxaW8yq58yqo8y638yrQcy7Bsy7Usy7ucy7yMy7esy8Dcy8H8y8J8zMaczL68zMXMzMT8zMMczcjszN6CgHZIzdPczBtSOdgMD9j7zc27FeA8ztprvQ9Bzugsxq3QD91LxmIsHvDcChuYcOziEeQ7nBGAvsOJzzgArYSQCv5AvgdgvkSwD9rJKUIJphL8nPTAfEHilf4AyEPJGeX6nQJc0SDor8upx895Ci1Cz176yBMcAJIRwfkwnkxp0EZJwP6awR1sdwuHatnjhEn/RbEwm7I4fdM6fbM77bJuGLM+jbBBzcJCbbNDbcJF/dM5zdNMfdQ6m9RQTdRSjdRT/dRVXcNRTdVabdVbjdU6OLMQIbJK3dMulbPiBs9jg9aIoiVcATNqLR6EIAnsDA/y3A9mAA/wYAYYsM5i7Ap0/Q+uABitoBB+jddmUNiQ89Zs0wri4dfsPMbFS9fHK8Zo/K1t6Q/KKQc2EAERIAUowNlEIAXyKwWcjQKfHQFEcJ2BINADzQGobQOAayZyIJZSytEBcApmuQ/XaZYbIQpjKchyENsp8RGB8Jtbu9D8q9ornRFLOZRs6Q/LvRGMQJVUa9AccbWEQLXsAZZCuZTe/32WV0sSzc0Pr2CU7ZoRjJDQ+1DcJoGdKR0ZcevdVNm/QTmUus0PYzmt0N0RkoARxt3HNbGv/OAJWasIBL7bJfGbchAI/ase5cmv/uAP7coRkkC1RamcBi3cG9GujKDdGfGbyikK923fiiwJ93uUt1EScsCkqPCcaUAIJt2kBqCcKK7JceR8mHinHuzBXNbjTYaKiptldYl0DyfkbDbkWVfkYIbkH1fkcMbkUH7kUn5oTU7kSv7kU/40Se7k62fkVB7lX57lXq7lVb7lVs7l2Dfmag5lYE7mbb7mS45AvMsQcI7lYf7lrXnnhvg8XPE7Yvzn67zO3hHo3OsKhODY6//cxQLhCn7dCsm7xIYxxoE+xnP95+5crDmRrRfcv/tABG7MASVwvqD+xqEO6iVABGYQCHKwrOw70AfAvhEQx/CqnhjQAFdQCIWACpSwARZAnXtMpgbND4RwB25Arw1cCDKwAE2ADww+0RwRCC3ABxXQAw2s62nqCW57tzQOC0Bw63eL2WUbCh/gA9SeDzpQBwHw4lgLAS/QAzoAAgQwAj2A7CBgGzVRti0w7nabD9aurx8hCi2QAOTewOYeCQbQzxtBlBSQA/mQAmcQ7/SKCsk+A4SgCARQ7LieB3BgAQjPlezu7lBwr/LewJSw8ThglvAqCp6gD8Ru7PmA7AvAAqn/gJbMvQ8Y4AQD//IyUAczgLVC+QBAIO+5LvEgYAVReRnxqgH0+pxkmhFrug8EwAP5IAMkAAEJUAF5AAA2gPPUrvEkgANpUOveLvExnwapQJQbfcCpoen4BRn+EMG4/pz3egX8/pxygA9xa9ktLRpzGX0Cy+MYyWBJ7NVdbXhZzdWIT/iJb/hXzfiF77BL7dSKP/mOv/iQT9Zj3dRGvfmZL/mVT/mXr/mdz/mHD/o2LfqlnztN/BCh7/m29m6W7+Yk1OfhxwiOzs4t0AACQAJWwNfEywgZ8AECcAEwcNjUmxCMgAEDsPtNwNeUruQIZLyW3r3F+9jevM6VTcD0oRFF/4nZnh7qN1Ck6FukoH4A418CUiAH18kIwunqA10CKIADHMHbCRfv1L7vDSwDT1CdAQC4OwAQZCrkI4iq0EFUKUjgCNRQVKAHDSocJFhRhgp+/AZIyCcigChR/AiM6FEIjoF9ovzpAzKCYsVCMooUCJQRwoseOka4LIRKB4iaGfn5E0o0I9GIWQpVrJjiURpF/h4MuJJvKUGEOgCw2JdxH4Uc+VIIkdDDIMF7IgxQZUrwopma+27mFCCwbT4dC6ycGrpvHwa7+VBhPZhCBY40hPgFatmjbaEUASQFBTwR1eXLed4oUST0aMMqV2I+jRqoa6ohEtIGeJCgR55IakpW9P9ZJJabgUzz1JlxyujGjjMkdR16tOhxokY9C001VcLBNwKqrk5zvPhy7NmFMurHvV93eN+9d/9Ovh+88YzCm2d/vvz79e7fy6df3z799fG/698P3//8+vTjr7/yBAQwwP/mM7DAAxckUMEE70OQQQAdlNDCASd8MEILKdwwQwwb5FBEDy8cscITISwRxBRbZHFFEj+MUUMXZ+xQxhJhzBHHDXXskUcTfawRRSGFfBFII22MMEkikQTySBq/+ye8f6q08sp/VHSSRihvpBFLMK/ckcvyXGnFTDTPVDNNNtcM880q22wzPHhc6WcHDZ6oYYMFWGilFXha6aeVlmrY04L/8qzEU88aFrhg0EHlXHNSNMsD9MzwBO3HTk3NZOQ667JLDrniiJLDDFRtkAIFIlolwgZXV2WVCCmkIMKMAmyIgIMDeu21hAhw8IQfOUol1R8CeCgpDzjC0ECNCnqgpCeP6Bmqsp5kiMEOBEaoYDAZSPDsAScsk2EDEDT4oIYfSEhFEeA8CkQUAtwoSaFX+AkJC9HykQEJBD7wwTGFiuUHAtco6aGHNwxo4wMoalJOOX5gCYlcczdwVoAnfCBBMViAwysSBJ71YSkdpihgH3++2gKVhXXQ+IMnHKPkiSf8jQEBaA/ySLFA5tLBhwqYDYPngfECgKaQKsvnHm25Jemg/3BdUeSVPpT1Vwhu1fAhMklSCWQHu4zWwFtUdpshJOVU2gGnPFRmZJ+oDnZNh5kQLnrhqHs2qYYKKIEDAQRE82npvgbIYrVTVFpuYu1GNcqoqarCDBWP0nClq6CMk9zYz0f1Dr3y0ltvdNPFK/308LhznXTXyXs9dtplh9322mm/fXbZe9c9d99xDx549YgffvfhhTf+9+RzR37555uPnvjpj1/e9+qdv5757cHrnvfvs8f+e++bH9987tEvP3zyi1cf/PfFT397+ZWPv/364acff/7fX/9+/7mPfQHM3//2148sMQJOVRIgAAf4wOYtEEvaC6B78tMfOllQg+eRIP+YLpjB8NiJO4KqghsMtScDmAEDitgUBPJkqA0UwQpmcIWVCmWoSBjgO674oAZB6B5BqcdO3znTpgBlxNORynPGClV2iMArX0XxV1KMYgmq6KsbEKEAwxKVZ2qiN7FYADH+uEULlDUYEcwgJfoYQhaUZgV+sIxeLkHFG3rjD09QBRWU4I0cLPaKYaWCWPEKwCvqNRGF3CIoyXpNHS6QCjkwgmwD4cIF9gGLueSDEoBYwVAU0TnIKScQbOGjJT0RiFu0bDH</text:p>
      <text:p text:style-name="Standard">8qIJLdnOBOGZkkmIRV1TAIhi80cQTs7yMR+TgCX/wqxA/GcawEOYYWgrLE54YiVk8khFPNMCNeGNBIIj/AouR+Ew4gZBmRwIgh1dYExYwGIYgCdFNw/iRjPzqgQweAUqhKKKNhagWsTJShbAoJA2tGUgdlcAyfgAhLJfJZSp3wAfHPJMf8OJIGoezRFCF7nHG4ccrKleQN1yAEZ0BnXY8ip3YqU48rBMpeEqqnpP+KErxYemM7AMlDfHngh6SKY9qGlMVOeimOs1pgnbq057SNKgP+qlQ/8PTowI1qUalEFKbqtSnMpVATp0qVKsqVflQNatW3SpWZ0rUoeInrC1dKljLKtazkjWqZl0rWtuq1quyNa5unStcuyrXu9I1r3b9ql77ylebjjVHWULgAtOao78iNrCHLWwHp6RY/5xGilKTlZSZHHslyqqpTK5wRRXUcMINBABSdnIho3wwk1YosEolPGEOMSAJyVaWUptaz5oylVJXfIpioMJOKEEXiCdSUbjDpeIiUGAGQihmWJ9jIivDogMVINcocsjmavYRCEbmYWkSi+MpsDACvDyiMwR4QSHyAIoVEKJzniOk0y5yiqBE0412xAdxGNFKyJBAEgfDiVjOoBiI7lYo5DUvejujEorxsxCb4ShRFFGvHtxjEiuQw1fCct4VdA6fBCmYwSBAhtdMwR3WzORbYCGUOQ6zCDigFw+Gud2QZEQRoRnmU76hgSzErQD5Wswp/UGIfSRrmCDAQRw7w8+4rf+Ai6UKRNb89U6ARqRo6JVEawhGAkXgYyj8zAeGY7wPtkTGFURR3GqsJWDeThRy+mqIPtgimDcEgLu97ahEP5c6k7KHO60r3epSqrr5VVB/5wt0oaXXPwgeMNHoK2ADFe1ASD9a0oxGdKQpTcBKTxp6mb70ojeNaVB7+tChtvSnRU09Tpu61KM+tfVIrWnZ/YM7EmT1qlFN6ssmcNUH4nWvG3tZX5PuTIToBwaGwKitYGCHrcDADeuQQjOo9h8YMAKjHHUKTfn6QIIqYn+KyMNI3fZTza0zRT8aXOKmW7g3sIEfP7qc5A6hAvfgQm8y0hCpJGDe1RrlczyiCI7qC5P/+s5DJ1YgCiw8R5/fgOhC42UAgcREBcMIij/elpNH4OAVD/EHPiCA0J+YQRRzwfB+0czcQCQ8v1DxzKiylhP9VkwogchjQ8/wCn/cUgfvjCV24caFFRClKw/QQNEmHJK53MOO4Yznh4s2hQxvhJ6S4WhNJKG3ggdd3gsWTl+uIwqp03cxRAkEjT3iuOUgGeqKFMXF3WkTfStdjZ6RZkxiLpSsxYQWxWJocCTBY+ZKtOWDD0TIqmIVwXjkxB1997tf92fy8Pmkp/NznoPE1Js2yaV4JWuHOr+kz0N2r1pKrFI9/1bSIyn0PVr9S1FvetC/3qinr2vqVyp7s9J+9LAX/33pZx/72vOe9bhHq+59n3vg7/73vVc98Vuf+eMXP/nRf77tjd/84C9/+FMlrASp73zwZ38/uUZ+78EHO/SfX9qXFeDtdogeScADHnRogABIYAVJ0JARgop2BhAggAuAgTOpoSqBBwwYAPtrAtiKrcxikzohIjYhokiBwE3RrcFDs2PpKCK4AXXrQF8xLjnwh4Yot1GBO2lZmo3Tl5Dot7QQDiTjJOvoim5KI0Youh4wsDRLDuCAAyRQCpkogOo4CgrYAv8CvIxQuwKQA5JbGoNhvMGTAxy7B/R6lxI8CpWLjG8YwWviBwpwCYWQhJzLJ6qLI7koL+0qgHvDB256jv8vWAGcO6YzxAe2yYhUkKY8qDcks4RO2of9orvFibOUuzA4sAC4iLEtIziV4YvJyIghFIsAaLBSCSZ/C4BU8AeECwuFsrI8mICV8YTOqLmOOIN50RdmcrGL6MMy8wi+wMAu8q2McLOTUboYsJw4OzkSvMX02A/UcQ88Qyk9IynzGDRHc7VCSz9CEzRkbJ9kXEZlbEZmfEZnjEZonEZprEZqvEZrzEZs3EZt7EZu/EZvDEdwHEdxVMYEkqByJMdYY79p5Cq2yrUqWREzCZT3QClJ6JQd4qwz6SA54L8h+iGAtCBuAzf9wJQhwpRBQY/Bu0By+ygb4MDh4gAo8sAIgIH/Jmw8oxAaEIglsluMjbCuY9IKNLwOvpM6j3C6vFgZLQQVQgCOhcGLmYCKJtywy7iLitCuFbgFjSQOoxCyu/iJoCG4pVlE6/CHsBOOxfMMRtIBLAtD//Ikm8AJoFyOjciDNhQFJZRKEJhDodgHB2ioGcA6xIkohpo6fiC6iRCMFCgCFlAJOVBCfUMLucQKqwCbieKHPpDKR/AEUUCypfENrFOZi/zIs/OMuXAKqAAzsHyoW6xCsiyWkOGI1XCOpVA8mUuzxgMpPeuzyRupztzM8xiPMXGrLlGpJSETLXGSzLuP1RyQ1tS8KHG9HXnN1IxN2kw+1kxN19RN2LyR2xS9/9xske37kd8czuAsEtkkTt6sTd9cTtzcTeFMzuNUTecETuhEzuKUzuukzujMTu+sTuPcTtsEz8eitefszdP8zgQhv9lczmE0NNeBR1kLHkGxE/vExx2SLEiRvw4qE0DzHzsJFDm5LYQsotQyN8dkSDvjBzOIgEVYNxt4SA9kt+VqTM+gLhdTiPUKCsIMAHoQGihIhX0Yt1K5pRQ4A4QZsuGYM4oCjpocRNPQl9/gCJvUDU7MypwAClGiABf7SSi4Oq38O64sFXnLAz18BUWo0MUISaDgwnw6g1XiB08AUXNTnDyYsFTSSHjSF8XBnADQyLv0hCGEjDMAiQcQJqsYpv8+mZdMKogaPVEtK0GkKDodCzJ7+cIjQ8SVKRVCMkR/EBoSYDh4WZxqQbvMXDN/IAo34wjMMYB5oUxvMkQLXVB/2MXWoTzPBM08y8XQXB0KajXueZ7p2R1SnZ9StR9HO1X9UVUDYtVUNVVYRVVXndVYXdVabdVbfVVZzVVa3VVftdVfxdVg1VVgLVZhNVZiPVZlTVZm7VVkddZlhdZm5VVqHVZpvdZqfdZsjVZqnU9am1Zr3dZmJT9whR9tO1cpgUcU4RRI2RQJNBN3LRM16aAgMk1fq08V+bZMGaIKbKIlYsXsCAQbmMgo4oAI5QArSjeDTVR9wcjrWMq7G5W+84j/V8C6mVCv4ggE9cKCHFiNkJwJjV1IfmhJjpCBHyiE1QAlRVA5OCgCDVCAl41ZBZjZC8ABTJLKHzUOkJAoRdivj8sJkK245bDDejuFpByw8lKIViAEE5UMQeoMJoWnj7zKgRsmKOgMgzEKaZK7j6WJNauCSdQyOdCHAySJwVAbubgbJJBZmYVZA6imyMGn1eAHfsmHeuuKgXsNAFCyeOrQGEvUw9y7OIoX4eBJC42ojLAoxbEKEVCCroxMxg2ABM1MzeTUyNtUzsTcTMWz6UPOy+M16GNObVtNl8oQ3Czd0a1N9Aw21RVd1j1N1+010l1d2W3d06Vd0LVd4ETd1x3N/93FXd6tXdi93djN3eH93eINXuP1XeNUXucFXuhN3uglXupF3vXkoAWaXendXuplz+rdD9kKXzeBR0k5j/sU0Do5ooQcofjooH8MVfWjrXqNHR7iNncNokCxwIZTUBKsMDNAgQf1FYkkWIW1gXHDt1tcDo0sMsgpOnpyQUTMsFHsyG6yIxxwjToVWvZqKAEAr9WYmEa0S1FIiZRIriQdCjAFFQT2Io5DMoMz1BI0yTJdJaPAri3IL0lQBBM9Ay0rDi2lSgmwSneAWq3Ejr6k0wlz4QzjrToMYju6pIb1B+qylxcrACR8CJBICUZghIcQWolVhJBUAX76CZutCSSLg/89NZWvTFmhwNGLqJsOXUXKbSIpdtFnGsWhWNTBgAPJ/ddJvQ7LDeTK88Ve5EXOZNZIG1VhZMZGa+RUqzVYuzVQPcZIJkZbs+RK/tRL1uRMpuRO22RPVrVOhk9M/uRRRlVTTmVRVmVIZmVJBmVS5mRXLuXYOccFWmVcbmVTy7VH9iFfDkg6kc8f6lRBCaF2NSJ+5SE0gQd6JZ3UJSp8zaB2PV/a2iESpRjmmuOxa9AsYoTk2gd0S7cIsAEAA1iGnFKB2I30ath9gMuS8Ih9kC/r8go2+7inS8K6g+ejSANBGopA6Ls4o4qe2IAL8I2oeDmmrLqMzYgKu9mcyFmKmhz/3vIHWMjnR7wkgAIoMeUBf8GymmgIYNKIhpIMpzzRxfjEH76OMtNDfHDoJONLPCKKpZwJ+fImS6yYGHW6JPtnhgWnUzioeZuwil6cessXOWiImoixj26IHh4VO+wETHAxEbi5oRg5DFYZ4sgIk+w6GQXUHNYIN3IoI6TU65icqXAjm77ARU08Awin9dJmoni8TcVUzf1FyLPc4YQr023eJqFNvea8svJr6wTstRLs8CTsuDJs7UTsu1Jsx15OwCpsyB5svwrsyT7sypbsE4nsxL7sxc7szt5syubsxvbsxxZtzCbtrzptHVFtxl5t045t1OagdIWT0b7t1LZO9oRt/9HORvkEnmWDV2QuZvCwX/Fw3z5rv+thV/oVNsqr1+5AXDoj6yr0B13hgONimf9NWOEiBylAriilbi+KowbgCIWQVIQTjdXIly6s4ropju/C4ZzjaJGUsaMQOpINDufosrs147h74mIRwaP42xReMzVbqDGt78kZwaB8jSeW1LzU271wUkfsQxS+Gyjo4eKoyqP70/5KpLrZh0XNr3nhUaVhmh+ridCgJSmFARgIhI2jh4ewUj2Ugw1zJxxonIlRL6wsFUklBEYSgQ0I4jhY4iPUU4AiM9Wop2sKXIPp0DOD6zgqlqSozACAhTkza5H5mT/O5l6kvEsVKWd2Zrue6///TDVR/VRFRuVHfuVTXmQ3n2VZzuU4p3Na1mU8r/M8v3M973M+//M53/NA9/NBB/RQFvRDJ/REN/RYXvRCf3RHj/RGn/TukDVmNixKh3NGZ/Nf+1ZER9dzlU9e2zM/oxPhtk8jqm04ge697rX6jI9sQ2b/hJRr9mNtNg6J+V+JHGc5wIFw/kAUwIEQBEPM9Kjk2AfF8MmfITv8ehqKhYhyUTG4HdlmUmdGgAh9k/Y0kATFAAL7E1FCqrJov8MZCIQ08ITQ8Ik+4jGREIC/dGgdgGjEdUx/sKhspyY89nYS8IR9qNtXKgqnmepfonA49cSozNEqXZw2zFLXSLxvKhb/NxONrEsDfFAwvLEC4rBxksCwP00AJAgAljtLgnthKxOLw/AMDHCC0HoXRoJR4xjjCqgADU0OuCwaNM5qo1zyAOhKD28nFegMRShvb2J38bYOjJk6BzM3rzjrlbv1wQspTRVkMd/Fz/TFEJkrvj5eCend6YTNrVdO4dV68VTdVh/79OR6e+16skf7r1f7sw975jX79oT7tJd7sF/euPf6t8f7utf7uef7trd7t//7zSt7v7/7wmd7w9fdwUd8r198sSeS7jMsyM97xhf89cg1zAcQ8e18+RzQ2NpXzWLXS6EtAlwgcCM0Y3Sf+iUPHpJrQGFfEdLfVvxjFfSKtzQD/yKIAN6PABTo/RvwfRtIVKJQaj8WPBQ7S5HpgUgAgW6RgUKoAOhPI/hqMiqOiRiAgm7JDS4fDggzLx9AAu0niRTYOzkgJKO1+DjYCzk4eqjZgJIRGL1VspHTys4wcJGdlz6g4jzQlvEHiB4ySPCD9cBJBVT5dGxAoEGNj0L5ZDzC4YkfPwo58qUIIEkRRk8QXvTQASIQxpQDJOT5skIUrJE9UFESuAEEghEJUYkIQOibokB93PQoVEhGDCg5KxTiGcCTqAcJmP4oYidn0RQk5PDzV2VEj3yUUsRQsLRHx2/8GmRZGKfAPoz+PFWR0PSeCCUgMUZN0CPPlAKn/GGUtP8SbwBRKWOS1EHiG+HDImZIetU1JebMlwnzi8vvQYMNBhjxC6Q4JWfCkh4M2EAiEErCsjfTns2ZH6N+unPv1t2PEbzeu4P/Js77t254vJX7Ps47N/Ti0acjBz6dOXTs2Ktrv57de/Xw1sV35059PHrp5L+bX6+ePfj08t9vn4++fn368dvLz39/P3z4nVcefPwJ6F5/AxZoH4HvGQigfvw9KGGAEP5HYYQLZuhghRheqOGHHG7I4IL+NUgihyaWqGCKLCaI4IHxxTghiCeq2CKMFtpI3T/K/fMjkEH+I6OOK+bo4YlCKhlkjUYu109wUUI5pZRVQrkklj9SCWUr/bj/klyXX/qmWyuuwPPll/B02co/XWbZZW7EjTmmnHWGSeacZZ6ZnCtdBkeaXLVpNmhmqV0WqCdywBIILPzIwRUhgdx26KSEYnYbYfsc5EM+CkmESiFvCCABYoqIcupQFXSaTz6f8mSAZxgJ5YaqrErEqgwqdLVSPj1ZJsoOU+WTRxxW0MMPBsKyuqxROjxSQKMy6QAFapfSdq0oBNB6K7Na7SPKK6BlgQq5y7aaq0VyaVRICmeAtA9hEPg1rSSB8jNAFoVMssItckj7xAi2sqoQHAbUi9EroqSqkLnDimCAIv6kIa+qoJorQxFwlRYIECMY1dTA5PYUiCJDtAUYXJwp/6JtWDpkHFtXFOcBwAqGSkbZZjJpRZoi+BbS08GB2nZttXIRspfQRacUqWmVWjooYdkNNzVyfxrXXHNXC4cclM4RJyedcyY3J9hTih322WaTvfbYbbddNtpvp6222XD7BvbXc+Pttth708223Gn7bTffeQuONuF0G3724Hoj7vjdfANeN+SBM/744ZH/HTflmVveN+aXa5544553Lvrnky8O+uiVn8566pyvrrrksteueey4v0775rrPbnvvhd8ufPCKD2/8lbpl+ePvvh9fOuq7h728kMiTTmef2Ze5vfbdc18m9Up27+WaaJbPfXBrIodmP9SnSaN46/cTpnZfqv/v3G6HQi3o0JgW+nTR/Me/AervMg/oWELOBQIrSCYAKRFFIA6oE3IVghJwIAELmtYVCEawY0XpFCU2YIFhNIpXPcGHrIbSsgWsIBWe8MQddAIySiDlApKIjbxKchIBApAfokiDBItCLgsawAxyEYU/ksCHCszkXAtoAj5SgRoKbAEVHamXHOAlLRCgcGkrackK5OAPeRXCJEnY1rmKwIJT0AaCEmTKEOGgAhak4V38gMQHrnCro9TBAKaRFEYI0QIn+KCJNJHjMCLFDwLwoAcXNA1mPMGWXgXAFafBSA5RlsVANvBYKckhRVLhj56Rqif26uFsTqm0U6ZyUv0bYCr/cZM1quFPOMzpGtZoqbXi9OY8Hoqfi27kIhH5spj+ASYxkWkfZR7TmMUEZjOh+cxhTjOZzlQmgrAJImZW00Lc1OYvr9lNa0oTnNsUpzmjSU1tqjOb3WynN9H5znGes5z0hGc47ZlOepJzndPEZz39KZ4htW95+pynOfvpzoKG7x/7RGbx5janhgYpT1Ay0/x0g1EplclLclpT+OAk0ZHSr0u+MSn75iemMgGKgD1UZSxbSbRVvlQzsQxEGkwjxkDc4hX0oAdILskXmJyqK7DwB2xgg5mgduVbfNkHGxVDCEbsQxL0OI1i4EWIzsArYnO5xSUzhUWUyIERclBEKlBC/ylY6k9Sr3gFLJAYiLda5ohyOJUodprTU8VSVorAB2fEyBWlUqqsBQHXK6QFhUB44haBUFQdN/jATS5KFJJ4lD9SkYZUSMIfo2QsLE4hxtKkIVJCRWpp/BFXfzjVUZdEyT4guZkHDKECeeDCCiBzmX3sIyie8KxnorZVTxJGUmWVww0V449HcRWQbHWaAP3HQ/05raaHis7WvJbdXN7yllzjJXiPYzm/OY9z0SNv5dArOfX+jb1lcy/vzAtf4MnXvO2173vxG1/dIa++/L3vf/Mb4P2uV7/05e98y+vf2gmYwQQGsIMPXOABSxjCm2vwhR+MYbhtGHbEW3CGK9zhyf/1F8EGVrCJKYzi9gWHeiRO8IdTHGHcUdShKv5whz6knRpraTz2Uyn51DS+jGaHfV/KEkYzRCDmmOlOwPkScNa0p1ZMmTTVTdorpfs/a1lLpllm65ZTogiuZNWz/HiFbd6lXC4P0BONOtQmg4uZTcrFrGolTBpS60PWBq0zGAHJdJ9GGFjEZatx4Yq18IpoR6VEto3mR1DqDBJGQJc2avVXY04i1d4yujSHUmujRRFbftSLM6cJBG/3zI8uijGtskpJSz3daNPgQ6ilIQBJckWIyBbwaTA7VFw8czTCcAVehhI00aIbZldi+bnUlSUus3s1q9GSu8up5XeBk9BzChP/oDj6p0BR5M9mCnOhyxS3uckd7nIX6aDWZDeS5PnuddPb3MRUt73R3e5xy/vc8G6Su/1d73j++979xjfBBx7Ogus73gFH+MLr7VBGUK/hAOf3w6dTY4z7EnB1wh1xeNyju3V0pcER05j0lCd4NFSkI/04mLyUUTxp9Ex+6pNGW/rKl1Zay0mzLs+TbVM2A/DKRB86myuVSqTRtK9a3jnSCXVlQ8W016wUdA5NAmpmK+3YBZTps8Nsqb52hTAXWcnPAhAIVyObh1znsrKhnvShxx3o+4N1to2zS2xrN9tY+9MsuQZztzXYbokjPIgRT7zCh07xqRv87iA/O8lP2Hoe/2+82qDn+MiXl/Gti5vmM495ykM49KT3/OM7f/nPg3z0qge96xe/+tTLHvas3/zkX9/624ue96efPedrv3vaW972xDe97nFfebDZ2MW+T37vj+/6Gkc/+GY7NzipTx0uqdTmKkXf97PnpYaiPMfI/LGZcpP+mef9N1Zv9s6HdnSlO/vLZIdp2OG/Vv33POx133LV0V+g7Y/XfZlL3V2XzZ38MYYO1ZHb5V8Bit3VJaDcqdI+EALF6AAAFEBncIUB4l/XfZ0qtR0EWt3U1Z+g0EbfaVv7VY3g8Z3e2VIteRtCEUnAbRsO8pMO5iAP7qAP9iAQ/qAQBiERDqERFiESHv+hEiYhEy6hEzYhFD6hFEYhFU6hDxKUi1lhFYaH9hHh4Y2Ub1Cf2KgfcaAU5XTUlrBJy4EXGIpNSZ2Ub4hf9xFZtdyf3QVgHdodKgkdAL5fCI7dTE3g+8mfBN7f0wXi/ukh1BEiHw4dpumQFMWF1/0h3Ing29kh0mEKEvGDPvDKFfmhAq4Ss/VfBVJiCp6iHhKK1PhdtQFetIXX3llbcojX6aDe7Rze9YyXjAEf4ZAe7LCX8qEOMFZfL67Y8AWPL/Ki5wxjMhofMhpjMP6ifUWjMgrjNBLjMl5jMx5jMcaYM3ZjiX1jNv4XNYqjNZIjNp7j8GxjOXLjOK4jNKajNEb/TvMZ1DN6ozuq4z0yVPjEI+Tl2JJlB4/lRo8cB/cE2fes1Pi4AvnpHUCyR5PJ3JOBF5Wh329YGd2hoCEWokaC2bLln/6FICMmIAiiYh5S3f9UHSBupP0hIk295CGiBhnRS0GkZAlOl9OBpLPZC2dQwCUgAViU0QbCVkuaoChm5B4S4gCOYEe2pD/wXeBBZbXJ4CxOCVSqE8RdXIzQ4LfB04nYk1cG1IiAZQ2GpUKFiDiZJfaZX1qWpVuyk1iiJVnC5Vl+ZTC9JbjVZVza5ZHk5VqO5V3S5V/KZWD6pVoeJl5+02DypQ0aZjUVZMXBT1sKJnZITBqkASx4j2aCD0Vt/6ZnJiQaGt7whZzI2Zh3pc/JuWGS8eMa0qI6qonMmRT7TWSYyKbOgWJNKeWzGV0qnuLbuWQj2mRO/twgAmceImApEifQLWIK6qZwbtHWFWdJGuVH8uZLZsQWDAwlFEtdWZdzepklHmDUoSQe9ubTYBcsSttUvmBVbtd6uiY4iqaHkdiCQd7LkaMtyph8HqN+Rk/19ed82ufy+aeAlh6B4ifwAeiLIagzKmh9HugtJuiABiiD8ueELmiENuiFPiiFZqiFGmiH9k5+bqiDliiJniiIYijd1GOWQKiISijd+AMMAAkM+EPkWMmUUB/l4ejHzcg4leaPUBxruhj3iFz5Af9meKAfk3kX/UwNRp5kRy</text:p>
      <text:p text:style-name="Standard">LgCDolCo7ncUJpdeLmAMakcM4UcxKgl0aplAadcsqFYknCb3WpIJanb3apbs4GFXUKxhgLlCYnbkqg1LmUdYYnlRblCu5dLLoiK4ZXVFpl1oSbwyVcvvWlYj7UPekgDUYqpE7qtklqpVLqo16qpmYqpzqqp9bgpwpmqPrlqDYqqJ6qqKIqqaqqqaaqq67qq7YqrIIbFhrUYOaTQPWDJygAkGjALXym9tQYaAIraLrOSAGp8jhUjR0ZkMLJF87NG9Lc+sAmCzLCbZqnnu4mtoKpstmkmhpl/GFpcWLidYqklqYic1LplNaGyjCdHT4g0Z3/YJnmaaHAhiJ4Qp7JWm62aVEWJbLx35Vuq7WsIgy6J3tSm98h7AzS4uqw436WWHzSZ+A0LPCgl+ZZbIxdbMUeGMUmH8ZCbON97Md+jshybMaG7MaiWMcKH8i2LMmm7Mm67OuUrMrG7Mt6LMy27MjObM7SbMzu7MoW38+arMwGrcbq3shRD9DaLM9ijScgAJAggCes5tyIIeU8a95oZYAAKcuFIUW1T/YY6aEqGUTCJpTtCQveiXA8aVMCZ6VRYNu+67fO69XtKVPW7bg2Z7a66Vr1KSAuZ8AOSqyYGdyu6U0G507OlCLwjFL5Lb3uYdF5JG+SYtwWkFQSqi4ZbJwM/+oKtqcRMlysXlwQWmqnsmq/ySrqnq7q3uDqIqrrLurrxhPrzm7s4irs3q7s1m5c2m7u4i7v/u7uBu9ZAu/wCu+tGu8xTVxkzmrqcoduPG2QwMKwJuSyTi+xymGCwRyQbi/3tol3pRfJxSYc9saPOce1muebaqvAFq5L5qRzAix4quTcRt3jkuvdRm76+qsABuL+Wum6nivd0q/97mv+ouIHRm5ImuS2zgZ6ViugTqV3LWx7Ym4LGh8z6qM84qLEWjD4Ps+HOl4u/icHv2MIFygId3DxDF4Jo2P0rbAHb97suXAKf3ALo7AM37AN5zAJ6/Br8vA8zjAMj3AP7zARD/+xEf8wDhdx37AoloymD69ebniCkHiClVTxkGaJlICOFeNN6yJH934xjx0pYSZpRq3f+nFfkmkb2/rtSPrh/rKxAvfaSE5uud6huMLtKLZpnfKpR9IvmRonm4rrA74x4upvRsLx35LgSkru4/ItImPGtRXqe06wA2uu1jCHwuplunVxYc5l6YYu7fou8mJqqXIy8R5v8aYyKq8y6ZZyKPcuLJ9yK5vuK8syKdOy7qryLINyLrPyLddqi34y8xqkFAeJPiCH9aphy11vMs9nG4IxNIcUG7ZhynmUbNqmNVPk+aLrtaTr+rKv3JInH8Lx+85v4PrvInsnvyYuIdMf+87/3bpap88hcBsDrje3sZ3Wr9DVMzczcAt2riW/ZwxyLnfFsDPPmIep8H16qH2SVzIqtII9dD6ecETXLDVC9IdJ9EVPdA1XtM1qtDx2dEZbdEhjdH+BNEqTdEp/tEq3NEu/tMuudEy79EzD9MjK9E1bdNIalEk7tEuTISwIyTGnpuBY7ZY865ZoLX1EM1NjSfkFZIRE5NmeLZ4cqSuscdsCLh5Xrh/zcyMv8B4fslir5AHDLyjabSjm6TyD81G2s076K7dW6b+qtRvL9dvSNTmroiRTcCUT9CsWrF/fclYypmJiJS5voRYmNmIvtmI3NmM/tmNHNmRPtmRXNmVftmUv/6HyLk9mu2CXFDOQyMH2hB/1dmYyX++LOvEVN3U0U5lrIvGdXDPW2M/3brM9s/Od9rP6OvI+V+5SNptYzzUJovU9M/JWz1/7mitJJvIAJ7AiMjI/ezVza6t0E7AK8vUDE6qgSvBfT1t6uiAMj1jlIfE1jrdICzHqNbRqr3d6K6h6UzR7G/SFvvd5i3R7z7d75zd+73eK0rdJ27d897d+Czh/3zeBH7iBJ3iAKzh6L7iDNziEgxwTL8l6w7ctkqE/CEkaxKEVJ2tDPeMWz8kRsjaJ/4gYE7b6lfGSLofaFkcrYLXjqvNW53V1EfIfC+wh1rjbZmtZm/VXQy4g7zZbM/8l2X2gW2NiXt/4cc/43t7vHse4ZgA2QLMiJvP1Xncu4JmyMGecKHe5L2+qK/fyLg9zLY8ymB92LJv5lmu5Lt8yL3v5mDevmLs5mc/5mb95mrf5nVMcQdoqni8cHIL2j+jDrqXBLUzVemwckg4Iyi0OUq92iXevs1KzG2aztJLhpHuJbQeduhonWAeyWYtzkp91cle33VY3j+P2ksezdFK3t073qXs6/kI3qTc3cj75N79SA2e3lOfSP/O6rx+HCU9YFo/3fyce5mwjRDN4fEe4hT94s0f7szs7gFM7RjP7tEt7tWv7tUN7tn/7toN7t1t7hYe7uY87t5c7uou7urf/O3yzu/J4OJas+7lHTpH1gz5oOBUAiRls1WWmgY3Ku/OxcNr4CTVBdaSz9lM/pHpIdXFQdRnnEown7r4yOY2Pqa1/s7mG87kWdz33eB3rs9GBOnDrZOAaOW9TbqcruXji+pfKs2+DYiSr56/T/MxzrncDdCcfL1ei5VYKYc9jttB3NtEPvdEXPdIfvdInPdMvvdNL9mZnSWdXs6D/wy3YQa+mwYz+CBWIQp9ULzNr5p6cmAonfFNnug3H9vjKj2s3x6YPN61r/LcWecwj8siXehwfHV7DfY43uXPLcXLjLd3DfAC/+nN3Ornms3D3MY4LCnZFMK9fMv64YndN+c1v/+7mHg8YFii9IzsKh1hqn7fh9HSFj/5Ek34tenQ6Orrq/57ol74ujnQwsr7sr/67r7vpRyPq0/5J5yPv+/Ts3z7sp37tuz7qvz7x937wIz/y/76z534G+/7YOBTL8bT0Mz/YRBma5HuW2EEa8OqPKMBvpUGNFfvYhHgZDscQmj1Tn7hYKikZsrjMOamrKz7G130c96/c3zbHw7zHAwQ/fwL5FTRYcGBCggcPDmT4kKFDghIfKkS4MOJEgxIpVsR4UaHFjxpDfix5kiRElRsbplyJEibLjhlj1tSoklE/nTl3wtupsx8jn0GB8iTaD55RpUWLDlXqVGdSpj9zVg0qVf9oVaxYiVrV6rVrWK9cwY79erUsWrFrs7J12zZt3Ldiyc6VG7fuXbt09fZ9m3evX7iBCZ8VXFjtYcWAFf9tvPhxYcaI8UYWPNlyV8yU+XK+nLnvZtCM/+X8dxp16n92RQce6kpnK3ieVKtG8AsBagRpYNT2jbqVq+DDhRcnfhy2cKDLkUZl/lznb+nTqVenLtsodO1AW/VzBa97bKbfuwuNzYjlypY2OY5U/x5iSZA0U7Kvf1++R5HrXb6Efz++/uxrj7/9RsqvpYvmQ/Am/+aDb6b/FsQPowgnNFBCimKS8D+YtOrpJxCPGtE8Ep06UcSnQjRRxKGa2845oIZyMcb/5Vy80cYcdaxxxxppjHHG53D0UUYYXzwyyBeHNBLJIpUkkskmgZySRxiXTDLJI428ksolt3TyyTC1tBJMLKFkksswvSQTSjOr3C5NN8eEs8wuwfyyTSrn1C5OPX+kM08x/+SzTjXvZFNKOQeFrk9Bo5TSUEiNXK0f6rJcVMhCs8ypu+DA82c6BMJRLQ0FrEMtR0yZk807zSpLTKpTZZ11Vth6Mmyrs8hrVSjYSuzOVqJcQW8hmzg8kMIBG0xQpmOd5ZDBCdXbMNlpl83o2PYsbBBDAdOztiNqw6WwWpSeLbY//5RVENxyAVxpqRVLVPEqeaGSd6p6j5IqxaleHexf/1c9S4yt1gwreLSDE4YVNIHhMpg1XBuWmOCFH56Y4YoHvlhjy3Lt2LOPAd5YZIjvKhljjkf2mOKJUd7YYZFhVtlkxzJ2meLVGKHu5JYRQwo2n2CjTTo70lDtgdxk7fhl2Lr7EdMraZ2aat/KUxVS8FoNrx+uc3Ka352ydffBcyHkFlll1a6WvgipVWnbAq99d920rx23WwLZbtbass1ut264yXXWIWP/blY+q5Cil/F7w+aJ38gZn+rxqJbCEWuoGc1UzzN5XHTNzDlP89Ad1zR9c9TfLJQ5zT1vvfQxSed8T9clhX11209nvcesAa0d99tVD/7MqGPXPfbXq5w9+P9BkV9dedl5bz511o3PnXrohZc++uif39P77MHfnsZ/fKJO/N6Zb44nTrvWJ9RfqkbN+eq1Vk5hmcGan/+pgy1rM07zjlS+AzlgNaUV6LHP2OS2NnNhi2+Hk6C05AY4tL0tQN1yz3u0pa4IVrBCGbJbfvDmrgWeC4OCC9zZHLjBlsRLX5PD1+LyBcN5NSVElevXv8iSFx/2zDUADJjPFGYzswQRZEUMjRIdJhkmPtGImKmZyhBGGf11BjJJ1CIPgZjFlTXxM1uc4hWP6EUpPoaMYETiF6HIRSM6UYxobOMY51iW0lRqOnG0ouK6ppPk9INovzFa/4xTSOQg53W7Y07//xh5Kuw4CWvcGSDXvDZJfQ1LhCfU4AS9VcIWftKFeXuX4FiYLhDWzZPIAiGzOojBTbLrlRJsoQWj1aG9He5tH4ohDknEy8al6F67tFe/3nQ94pWORn9KJjJpVz9EDc+ZxaPd5wglzeX1znrTW6b9stkj0HWTe9AjXeiwac3bbbOZ4KQmN825znS2U0vfNKftwDfOQ6FTfMzDJzS1WU7fJdKf9rxm8gQaznqCk57fXA08LEU8ef7TcgMUjtZmE6oH9K9Iy/TJnxRnRtM0EqTS+V8VObYrX8HjpOIZaVBuacsGmnCU3/IbJ832QFPqp5MxxSmG4hagmfLnp95ily1T/ymSosLUpmNLqgrJRlSkurBZNvSlL4N5wxmyaF8yzCpVfkhSNS5xjWEl4ha/GrE3thGOZZxZV3GGxbUKcWZMSxlb3+pWi5VVjnYlGVzbqta7ojWMft2rXllG2JDxta5q1RnPvArYtYjHj0SBX0h9w8bOzOg7/swdZTnb2fkRi5Z0g+oESTjCp4Iybm7TKQRDm9oQarJtqkScT1/b0lh2kKY7balua1nKFKJQpzvz7HCJW1zjHhe5yVXucpnbXOc+F7rRle50qVtd69ZmenPSZ0+MM5RWBHK41dPOcagSM8ReF72oUeBq+zZb1G6whLn924Z6697aLjW2++mpR4JaNv9RGlWmmcxvCF/6XsKxd8C/ZeosPTgQ4aYXwhGW8IQpXGELXxjDGdbwhjlMtTPucURF+lo/JktcQ54YOTSy1e5U1eHlgjaDe4slLi+Y4NM+9cD4ZVZrz3Yh0b50xzclMI4/SNsZz7epCxaybxGs1CU/2MVRlvKUqVxlK18Zy1nWsnXVl6n13SoojOCJbL5rXENttDloPo5PhpixLVN2vfUlpX0NzNq5yRdaMG1wjXVMZ3Qx8M7+hS/ahurkAgf4vX2OsZz9rGgbn1DJDn7zpCldaUtfGtOZ1vSmrYNYxz4MKP44GiHS4I9WwcK4KFZ1cGIUrEguitO0gvGhS7tfJAP/+KiJTrKTb+tURj+a0PYNci31xuD+fuvIwIU0bwPNwd0qe8kGyQma09wkamMuntVGc5CGdClt+87b1U7VmZ3DbR2Ze56d2/aUwn1tcT/J3Oum9rc7B29627vb0pN3ot6N7ox+O9/z9ne5AQ7JfhN83PtmN781t++AMxx2Dje4wBH+b4Xje+IRL/jCH57we8c74x5fN8dDbvGPE7zjJh85xhcu8oOf/N0oh/nKB15wis9c3xtnub1dfnOaV1zmPw+1KlJDhVvApsRVI4TEGTpyRYGpjPrbSqxnFefR0tbHdR721fG852X7OetXX6Gzj43rRSObxrlG9I0dfXZbr03A/8Z2Oz8CIdsgK2gmM9ZQgMUu02IXmbV7j6BqYZkeArnWyHwfsq0LXfhg87fQeju23yEY3/bK1vIOivza9yt4tAP18uPafOe3Pvoeb970ZEe93VSPefq0XvSsD33lXz97VtZe864Hfe5jn/k56x7wkAf+5Ifae9zPWSFpUFpqbpEG8FLNE4xvfOE2khrtPio6VD/VrPXcbNLWmNZs33WO+87kZIdf8jFNJeRb2X3i41a+cGf2+dHPSQVfRBR8nu3xBzdk/euX8hwv7Irv7tpPAPPOxnxs8YKt/R6otBLvAR9k79RO0KivyMSltkzCtMxOAndvcDhwAhMQ/ELw0CqQAP8pcAQ9EANxiwTBLgUvULRYUAVjkG9acABfcKZWsAZn0AEz0AY/0Ad5MKc6EAZ7UAaLUKgO4mh84wGWcH5ugfoMh6cMwvqUqIfOQvu2z/uwTvx+y/e6Lu7c7wYNJ9L6r702iQNjSwBragP9L+zkj/zeTgx57OtEMBDyzwLhLwqj0CUaEF348O8sAiUkISEIUSAkgSCIxR8QcSAMcRETESEMkR8UaBEdQhEZcRIjsRA30cE0sSAukSAkERQbsRBD0SEcERVNsSAkkRVLkRQPMRFdMRM/Udog8RUzsRNhMRcfERYP8RRLURdn8RF3ERF7sRJXERiHURgxERSNsRWdERL/g7EZefEY+SEVpTESo5Eai7Ear1EZR3EZs9EXkREaiVEbuREdf7Ecw9EcnVEdt/Ec49EdyREezbEdt/Ed0TEe7zEd6VEf7TEc59Eak5EZs5EfPXEg1xEcp7EfE7Ie2TEg8dEfDRIiGRIhvbEgsREax9Eh/7EixVEij9EfGCEQiM6zSk0g9kEgFGEfBoIQVNIfWNIlYVIR5EAgXvImBgL7MCULOw3YBJHrbi0DG60Ln43XLs/rgnL+cnLAtk6UCk/ueo2C7I/IiPJZ6vAqmwzvDG/1PC8AEW/6FM9CtsUryzJBBO/vROjPAlD4/owst3INCc8r3XAtae8AC5AA7zIv/8/y9vQyLDXQL+eyLtPS/xAQMBdwL7ny8xDzLz2PMAXTAgOTLRVTMhMTLivzMCmTMSXPMB1zMSFzLx8TLw9TNPkuMjdzMi8TNS1zMD9T8YolDTLAszxhMfnhH1rvz15mZaauJ3lmC+nwxtqS/sDwDc1Q2IySKH8Np5gqqCJQ+pjTBVVL19hQDscuKa0z/BhT0E7w7mhwO3PK7ABsMoEy9vpy/PiwAwFwLKNNO6NFD/fvD0nz88jTPYBSL+kTASMzLfFzOUuTP1/PP+MzPyvzP4EqQAGxP12TKadQP+dTQBP0Ph8UQBW0QHcwQhF0Qi90KokQMSuUQ/dTQg2UQkPUQv87lEQ/1EEZRBRuoQE6K/p2bCBu822K7ZlWpzd9s/6UE9rgrzh17f7CcD3NTyl/clmSav3sUvw8kP1+MyvhkAzz7Empkz0TLwe5kgTryzDX8DVHCz3F04MoKP3a5fdibJVE8PAGLf3CtPEGrzYtiEqVsrcI09k0SE7ddEnX9OzelPHitE33TE/D8E99Dfm2VA3vFE4DrU791FD3FFH7VMkClckgdU5DyVHzdFFLiR+ar7P0ITFv8wwT5GbM6kanQxHTrigJL/iIEzh/tNa0Eg4BbTnvzDllqQ3V1EeHtC3L8EeJdFdRySlfk/RaVTTD876YFEGnMPCSE8hu8KccrU7/EeQ9FVD9XNMLk9AP/4sBrbIpF7BaZ7U4me0uuzVbv3VbA3G1ehAqz9VatXVZzRW/0LVYiW1dybVd0U5cvfRa0XRcnw1e81U69zWF/CEQAkEOOOtFF9Q2yUUPX+12RlU61is48axVc/RUp1RIs5THmlTPjLRQzROUlJT2hhNIZcw4BbXtTBZXh9JADNAog9RWc09Xg3JiHw83QRbw0PDHNHBAQxMpQS9RdUvz1LRjL3VSwVJoyxRJg5VLKxVpPTZSBxVPm1ZB7VRSHxVquU7OfnZok/Zpq9ZSvRZor1ZpjZZQN5RrFVXUqCCkEMAT8k89PPVqFWTV5pY4HPY3uC8O/4tSOFOWOD9WTJGzR5l0TNn0X7UWSs107vw2Ky9WKynWWZsKY2n2UInV+CiXXa+zPu0sXvvwpjhWPbfQXJV0WMET+PJ1KcNVyDAwXeW1X12wBLk1dXPWdBF3dWVVdl03Ou01dluXWXO3drHVW0tWdTe3cAFWXXlXeG+3d8dQd1l3XtlLItKgDULqFl4UJv5heI1K5cIJzey2spI0/sBPWW9VRzFXMBN3R5OMQY7UaaOy/Cw2fWFrV2NWZNEX0GY2XQNXc302V8v2ci21QJ/za232LZH3gx7waLcUXwn11wzXYh24gZn2gSU4grV0a4nWaoOWgX8TgjmYgj3YgqXWaf8VVYOjdoJDGD5LeGn17oNZGIXNFoPLtSBKpZEUIA0I4T3g9k3l9pDotpC8tzbw9igVl/NUdYjHb1B7dQ4Pt/aAV4Kd6nWLV+sOjHFPNnCVGLa40Etx1XIr9zixMjv3N2SrUloB5HFrtztdTwdXllptN3uPM4zdVV+R912B8HfRd3SdOHjr+I3LWFvlWIqN13npeHeV93gNmY8RuZAJeZCfN5EZ2Y0V+ZUoIhCer2pioe4oREbTRQ/HR9yyBI+AWL3AlyrT8Iortnzpty4xV2PHjo2bFpB3TSrht5Uht2SrmG/tN8+k9ZWJl5MndfX6V5WfdniFEmbTuI9jdWYZFTr/tVZHnVlwoTnZpPlQUfiZK/WarTmasXmbtXmaufmbvbma6RKGwZaWqZmZyfmcwXmchTab6XIFRSENzICRWkEUekqH+TdBfLiH61aUR9lUiTj1jBhlwdh8ixZwEZpwAdh/gdl3eRWJ1RKho/SgKZpiTdjyThOK++89hbVx6XWDT9mm6OuXZ9kPR7N5abCX5XgpFxiGs7hYWxo19diRIzmZGxmSA3mPbVqS57indVqQfTqn8XimhbqmaXqnkTqogdqlF7mncVPUuoB/bPhasfeXB297v4Sh/vk0rO5VhZJHUTlipdSgl7egb7k8Y/eOl82kBTdv5fejZVqAY/Z+vbOI/6O0p9L0mCuamM2Ypua6WQ2ZTMX3OQt4alP49MI0lRN1sfu0sS34seHZrbWznMU2bF1KsumPsSd7szXbsTn7sz0bskF7tEU7s7k4tFE7LoGwcNLAAObnAe5wtPLZBNODn+eWq7s6oMd6oAl6oiP6tyd5iUdWfE+pof+WeeV6uDF7Vd16ipU7gQfas7vYSr84oUUwjaFbYcm4rXt3Lv31/86Wp2/aqCFZu1H3vGE3vUMXotG7vdX7vdn7ouF7vuV7fNt4vXU3v/M3vvW7v/m7vv07wF94fwOBEKqmCdIgwawaWdHuoCQOKKimOZ4mOVjtO/5IOP6hUyaqOyrMq4Eb2v/KZmANIhDIl6NVcsTfmlzcNilruazv+k/dN68R+6+JzKKDWyAElh8UgVatOKXxV2f5tWahSvqwE0yvW6I19qGVlr/n2rD9kpZHuLJVOASdvDZTGcqxvD0nO8u5fMtFVk61PMy9fMzB/MrJ/MzNfLXVvDDRfM35tszhPEVZeyLSwAllpQvSwG3xuVC99Lb72RWopjhQqlMmvI/IbDkyi1c8nKxJGW/kQAo4gAMiwAxSwbcRosQz4APYAARYwCaNfFqS4APKoNOj7asPVwf7/Li/9KEdF8kHl6iVswWGoAzCYAZKXO7+u2a3GFDp/FiVVcWFWZXJ0H0/FaQ1Grw92vj/Qlj+frbZHfXZmb37nH3aob3apd1Xsd2WtR2mXzbbyTnawf3axf3bvX3byf3czb3bxXLcrVwlPMGSp8Po6i5fNxlVC2/n6OR8piY6Otx/niaUJaxUQR24/CYQzAAFSuAAKN3Ek0rU0aDTVRLV90bTIZ4FWNyPR/bGtXjQ1tq23lfLz3qNoxz9WsAI0GABRmHVzVqDR54vrXPGkxzHdUzZ4xq5yc+OJ7eJ2bCZ5xywTbR+gT6Xhf7nQTTojX7okb7ofZ7nCSzkib7pz/Tomb7gnd7LNXTpHe/plT7qqzvrfbnmCyIQ0gADrKMJ+QEWyjafl9kg/lzVBN3CC108Cp1V/4SGKaAswoQYl9elhEShFRK+BChd73NLITyBAD7A4pdbXQ7f4mGSUgm+uXk0eKU0imNd8Ydcu6WvD4YADWydYG1S8fmeuW2210feCG85tMSYr12JjI1dluXz2</text:p>
      <text:p text:style-name="Standard">deXaRnsaGlfgW389sPdsMt99fc18ynb1Q3X9qN2+Ikc94n/+I1f93u/qX9f+JN/99MdVmki/5pPbX/DzjN5Ke2d4y/CeCA8+6yjUoqEVSr8wiXKO4ajaxT9SEIKSA4oPKqu9WmVHwgBh+XADPIfB/R/HWzA/wFCEj9/A/mJksMvUCBPgQg6LPgwIsSC/Com5JfhAxoQLERZ/Ajyo8SRFCvuy7iRBf8+kBJDumQ5kWTLly8JinRps6TMmDxv5qxpcSbNoTR37qxolCjQpPxaGEETZtRFpSFJUq3K8yHSnkGzev15cyhYsVe/csWp06zWskVLslWbdmvZtXLdvrXrs2tdq3fjeu3rl+/dnITPvi28VehhvX/7Im48mLHgxXsNs308+bJky3M3K9Zc+XPn0BMBY+Z89bTo1J5LO259FDLEQLfC/bKN+1eaQDDHhvzXO+1jRv0YwSNuHHnx5cqb/3sOPbr05v1cVW/VrxW8ftm7Y8fOvTo87NQZST+PPv0/6taxuzquHj2jyEnrhxS1z0yEAxxucChRAgeLHBCBGbx9JIoNNxT/GIhHgPEUCAEacYSPfb61RZAnEqb0imtdWfggiIXZNNNjptkVm28iwnWiUiumpkgfQ6CxAAuKwJUZjqiFhdaFVPGVIos6diaYj0vpONmLP8JmVl7CIfkkXYFhCGVlR4JoZY9V+oWVkiYGhyWXYA4pZl5hfmkmmWh+uOWaibXJWJdw1iXnmXGOaV+Wdap5Z5p5lsmmnXTiKaSbWB15n0IrNRjIShSN6BVwUg5aWHjcbWdppppiGp904W33XT/wWOdKK++ROup1pXJnnaif9tNprJ662t174MkK3XxhPjjmQDbs1x8HB5Dz3yIF7vNQIDhIUYKxZiC0om+eYDRhR5ox//WRJChxtE9w9G0JWp+qQQnWpDC9aWSI5Aa6I1nY8iMjVDOkMtVi5rIGpGHRksXvkvg22e+uvL5pL8CGIroZrz6uNe69/kaJ12gQpxswuxS3RZrDLjJ5MVAZR8zaxx2jJbK6Jbc4sckpowypxkQ1DPLDLce88cmv2RxZyQzr6yHJNP+WJsFumUp0qUYXjfTRpeL6T9HitdcdqN5lt912xGlXHtOxsjdedcVpPR+R666WkBkocMBBBP6hjXaBDiYUiH4H8EdEKyeuFaFGKrCArmzuFpT3RjMcWC64Bf9J186DfusnoPvGlvPLhv/tFI2jED5533/6LOfdXAWJ7eZ/W/81suZjE5qjxykn6dbMdip22pV8Lm5xoX3WHvrtpudO++4G6366nqj/3nvwgPoeZPH7Ct847zEvf7zxhkI//brM407889ZHD7y5brqe1T+TFv5m1Zmaj76rmIrKtPmhomr0017Hv12rl8IKq9bnnf+pe93ljytdCWlgbEoIIX4VARSgIAIRkAIKFiQFBqJACguyAbRwEIESzI0DKCCCDU4Bra8QYiD+6FZFFMIPOcghI2zgyAnf1hCC8CaEsKBIDfnBiBuV0CGv2IcctFWtNCDFH4QgiQmR5Y8beWQfAvEHLJLID1jsQxQ19EeOuiWQR+2jW1Y8IeE80qEuyiUicvD/B0KQlULC+FCFZfxQIEZ4ILjxgxCY0wpvDtStsM0RKSq0iCgCoQibbLGJ/pAEQ4oYFH/wxoyKmBZSugULURBEDlUciCJuBJO3IesgcmCEQ0rIj0AihBAe2WG8wmCj15BNcqTjmZIwBsuabexdrBwgAXs2y+yVrmeKU1nnprRKyeGMMiu7WTEjBz6W1U6ZpmOm3ySWTGNGE5nLlGY1qdlMa2YTm88M2TGJOU1wYm+bn2vcz0ACnAK6ZixKS5o72+kKpsXvVNoJFXdCVc97Loc8zFmP/s5TnuVA7T3mYZoea/k4FFmECP9BW4D8E6D/RDRAKOhWflCgwbnNrQQ3eNZQ/1AYiH08ICMCKEMZYgCFJrCQW2kcSAsaIAA2OEIMjoiBAazgSLlIYqQaYAMayoCGFjLhFLfYEIUkyY8kaACoHPGkQRiRgZ6a1BFhuMA+GhTKBwyADTbFAEzRYNM9IYgQd5DqVKt6CjoSBAN3+IBPgRoDL7AAIR9pwRDKEIYZvFQAaAArCWBAj0Ds9aeOAEETpmiRB8BUCAbwh1J9GlTDnuJtDgkEFWAK2Zre1BOKsKgOQ6GBkva1hYc94UBAy1eghsEAZrAIFy3iCSB8QAwcwWRdh8BVMPDDqCyARE8dgQYBGKAADUGtI8ogBCiwgCAmtGsZFjCKlUxLYM3rZi49l/+v7P4OcrnkLkJPVzjRVQx5vMQL+BDHs+tJr3vbq56X2Pte5bUXvnPSXnztW9+FzVe+99Vvf6kkKPwG2L/5BfDsBHxgAg9YmFo6FC73JBPxte5cPLGU+TSFYVoxTZ/gmZ+qUkUq+bFqfewD4D+fc79X1aprJt6aLQm4lukylD83OEAJIiCsAAGoPzYmAg4mySyNbhQFPzYdtPzxUja8daZiiIEGPlBYviV2AAIALlCPC9yqUiQQaVBEC0J7DZNe2REWwAEQU2LCHeAWKk2QxCs84lUBiOHKZZApCVjgCXo94BNsEIIGNBDmkxpAaC4hBGjZYNKfmlQIZa6hJ5KAgDL/0BSoiO7zTSsZrwWQwK1oOG4Zogzpt/4UrGAI4QOAYGkqmxTRx2VsaymiVY0oetTPvQAdUYgBVc+Z1YwNpSR2SmVPK9oRe4NiUHiTBI3EAAwmfMi2rECPbSkAykx2hBBIYIO2IjrReG3CKQpySqmo8sHf3Rz0GKw6WRrYu+tu17ivpcuCBe2c6PYWMOmtunCGS9/QvKY4yblvfwcc4P0muDf5fXCBF9y6skS4zBSecIM/XOINh/jEGc7g8/q7RMMrXTpJ07vjMIc5Ik9OcUq+nPah6mpUw47U8onPUo1Haf+I54mhA09Ticd/BQ1gd8ELEzmYYeg2cCARju5BpDtQ/wpEcGAHzWCDXwlLyItAgRkcthB+YGDNhWVCBhoA5U6nxCOK0GpM2RAGBbQhqiU9qW4t6Q/QbuDTIDBAFzwQ2uGmgrcViTNULoBJf+SaDU2GgtdDiwbGFqAiiuVqTFXQBCp4nR5jcqpSV40Au+M988SFBQtP6gWvg73VBsBBc41QBgEIAKVMAAIC+CoEBPRUuF+v8kYusEjFVlkAUAaB6GMqBsbiYMp8paoBMsB2R+T2QKcuaXKZ0IVPvB4MivCI2el+eL6igQRWaNBazH5t4m5Fq1wtvSKS7XjWu96kMUAAlFdbe6DuzUGVy+sdqVvdYNYb3qArZ+5SNzoYhz2vlP85+TaA5XUhGvd/5cU81ENfCyY76MVfBRaBtjOBEKglGAhhFohgEtiBHKhgCdZuzhOCHliCIDiC8VaBJJiCyfMzBOZgLnOADiFhJEJhJJFiKsY/KgYPG2ZPpzI/OhdiQPgerJKD/9BiuKI+KYYp+QQ1AMQdxNEeImc1AgSAnrNQUydkQpZRW2hjXjg3i3ADSrAOgdQ4clB2QMBXC+BtBiEKXsVqHEEPROQBUGZTOMAbkiB4a8YRnuARduVThuUPnuAPb+YRIbUtgzN4eHUBaUAvVKSGZQACuCdJctBWzzUKhLhnrMZ9pfRaRrJ1gcg3DfFmnUQQgIgGUGAFBmEQ17f/ALhXEZWTeKzFG2anZCkhB/vwCpfHWFy0iY7gCGwoCXIwWXCYEheREYJmBoxwCq/wCqG4fXwjCnZVUxeAEHfUSaEkB3UoBlUlB4f4ZdcQA7b2EwQhCsnIETZxI19WazeyISdljfixiD51Z2lACIqQjAvABPgBLzNSI99wOOS2gixyburGOfuXf+42g7ekTv/igrskJfmiMFSSJTIISw5XcRSXcRaXkQJ4kRy5kRo5Xh5pgCL5kSZZkiTpMxgZkioZgyA5klfYkjIZkwp5ktuFgGIiXkPxcepkJDkHlO8kTyCGT//TclPzHauSNDV3YkvzTiC2Yj1nHPcEHVEYhQGY/1B5MWNgyJVdGYYo0Ap5Ri8NQRZfVn6vFYsNwFTW4lXIZQFm4CgD4QlmKQT7GEVqmBK3FhKBwxHNJ2ip0CgudVcxkAEOQhDgV3oiBVOM+Daoow+yBRUsQEcu0Xxo8AirmBP4kGt8RQLi5xR91pl3JFh39VwZ0CGMt1ihyQ+653a/lhCUZFdgZQCUF4quJgmGSQh0aQC88ZkgMANxInhqaVO5aBKMoIaO4AUFYJhB4VwxwAQf4Qks1JmpcBJupXj3JyE+hUr3OBBwKHwK8Zl5BZj4l5C7xJBwol39Z5EbqH8LSUvkuZLuaW/x6YCwkzDkJZEfyIID+ZAt2BjuRYEZKP+C/PmfDzigAmqC/pmfJ7ifCIqCBLqgClpOF3ig7KmCDtqg6TafrSE2RlGDE+Y7FkYrS0hiJJaE6uEd9TNi1mEcQwhimJIqKfYPPfhP3IGEM5opP8hiVSlQ3UEcNmqFAomFH7GVXmmkQnYDFsQbpdRMgVSHqWgFfyQSQOAGUeYREoJXqQQS4NeZnhBnttlsW1GdKUGlTQYGooAPDiIHx9mZ+2CGnZURYqACi7eJ21cAK7FKgeCdBtBErhGKznmIUhpFyYhKcyQjgvZIWvdVnQmdT8qo/lCn3GcQdLWaahh+omBUgwM3CiEH4GcBBZAKTvFcYBAINwQSvHWI3sd3iNH/fIz2aqsJUzbVZYGAfq+YBpKgCIHwCrHpquMXbCSAA6KQCpl2OQG5ngmVlRKjof3ScTa5kLe0ns/KPQ02TvgWS/YWO9rkkjcIkzdJk97qrPGJkuK6rTzCkjXZnin5reoari85ru5arve5ruQ6r/Bar9z6rviKkxG5Ts0arfzQk+oVFCcXUAVLsCeaHh5GHl2jHRzGsNlxNBBbNEz5T0EZYsbBc7lyKf5jNaNyUOVJJn1jA1p4pEZKDlLwqrRBOzbReIyGA2k6EclmmXxTmYyKObzxbPsgqjUCmDzyaBOiAFV2h7cQCN+4mp+wegZwVfwwLVdaLbAqAC5rW+MkqoU6/xZWlGxZWiGhVBHriFuvCJj1NzgKsRC652rfZhOOunivsGdyxlpXRQgjxA/VWQYqYAUP4AFRC6xSZEZtRC2SyDeDV35mwEVmaJxRO1yKdAsMQQ+AaH9jZBDo55sh1RTVoggdwlupkKYN8qeDNhCp4ESWOlyxaARoxwKSsEgv5q/naawFmp6uK6QQaq3IurojAzPcJYMKuK8KZSUOSKEJKrsc97sPiqEXaqH9Gbz9OrwZWrvKq5/G27y9xKDQC7LC+7zIW7zYe7wFurzUS2G/ZK7W6p4faoO+UxEZZqI5SGI+OHO0crEehiqZUoQahrCdcmEk6nJGeCso1qP8FB5Bav+etRQScqAgXYk2JTs3EVAADOEhLXGYSGtTWAUS29IRrVp6LiFYbvUILECrGrHB9GIlGxIDMWBpeMi1yMKaigZUJiUGcyYGG9ypfMZYqXuYkShmQGWngbPBNzJCayEhQnCZaFkQcLhs9EKsByJJm9iLIiEhYvCp++AJjWdTJtQVEnINfYm0wocTMttUsKBUG+BTMfBX+JCLnWrDN7zCiQYCo9CYHyHFu1mqsuWqM0TBmIQsfSCcukUiosCNb1kRxIqnS1KvtEuABulghly938Ju8tah3Cu+OZmfKPNLB3Nx9xq++XrJ8VqR7aqvliyvnJzJnrzJ6UqvoPzJpGyvpjz/yrGLrqwMrqjcyap8b/8ay68bXjpZgC8RsAfjEM2BcsjxyyPXc7ESYhI7Nff0sO40cxNrc/pjsaoCHgSVK02YKlaTHR8LdPa5FmbThUgadTV2pDewDoBJxQK5h/DYZXUhuRXcAOXHXJ/YFE9hf2qbJUBUZyZVVbdwEXKrZrSmaHM2alGmmEmbuoxnw/7cma+gtiqyD/SsF5C6WLuJD+EZXQMxRboXVhRRnXKqnBCNuJhjERlRWDNgtgYQQlohI2g3L6GUZMclUxzRZazJbSq8wuIJIYRApeF3C0QMBvSiSFwsZXOrdYPJbCKRt656VeE5tuQloQE8MK/jf7v7r4Xc/9SupLrsKjrHKp8cZ586Q5AGCrzZ68jTq73ROyXJK71VndZofdZiHaFsna3b+9ZuPaHXO9Zq3dZyXddkfddwfZ/L2pAcqshf8aEcAxI5KKI7+Crtk5QqCoQtOj/rYz72Ex43WqM6GB4ddnL7i4T9uxyi4gpByrreMxCBUKRCxgE2QATg7JWpnUVkecvJsgPtvAA9HZc2ISFRxraii7ZyixSV40LcaLemWhg/iwabEFMze0dIRcQG0AZdAN3RDd1N0AStpcS7qRc6hEN75Ib8kLdoYLesSBfCbQUhtBWzvXz9KC9x5NEznBg/rJolzd6ljRJ7Y8E4kFN15cEsAMKvwP8Ig9VpVZUKraoAGaBS0j3dpgADbTxEgAjT2dmJB7JSfMNc/tDP46jdBtHHhEsI4VY85sR/2Qww3gTYJQ6y47bI/xLic63i0urU9CWwAQfLoSzLt6sy5/rKrozVOl7KM37KPJ7KPr7KtEzjQj7Lj1zkQF7LSp7kRP7jTj7k/arNuEzVNPFxvQQmwnywBYtyGza/38GwTdhyOSexRkOxzvxOpjIqam6EUrmx4mGVxZHI78lLcoACA6JR/YHnR5raYeMPokBZIHOYVMZYuBpHc8uNGywKNbvAIFwQDV0tHZwSWRQnRsUEnMYRvLFFUMtYoHsRUppnBhEIbctYTOpFc0v/PpKrqXmRbN2opT8BiAuQAfQgCsS6FYsOwZ5rEfioEZ0pClEcq9gNEo/JmQXQfE4sfhKxUtCWQkqEDzj9AUDFfa0amo25EKS0nN9HZc6J04i7DyP0CrDAdyahCKFY23px1MB6ivK80jTcTVXOuolsvnyS4mZtu9uDn7Nr2KxTOrqrnry7OkPC1yxu739d8ALru3ZN8HOe1wcfPQk/8HuN13Ht8ACqgRUP1sSr19Yb8RyPkIQm2ChO2FfLLiHBgzuYvpfig/MEv0LoNYgN5+Zj2TfX2RfmckjIcvpklVDzo8UhQKMdMWshdGpDBHLwRoRw2lwZATbAr/O2mlS2fVE6/4iEoEK6J6dSNuEHEu5UVJllNtFfywSEZBKgNKYcAVrS3hGl1Hxs8KkM0SA+dJpp9MYFXb4TFi+AWhGpEEhvA4jLxgjIIreEyMWDg2SlGxVxCQtzf9JN/KkD0bZo8KlW5EOtGNFvVscHgkmIWQCOaBENwhAbIp5xarcHQlc3ogiSsEWVZFsNEqfYppaF+ugU7Fr+gMdu9xE1VIdkhgNGn2laKshInu+0Gy4mfsgSil2aTMth3eLBDzwkjq3N37rOJMpH/uI2Lv01btjXb+TWr63Tz/3c5P3Z3/3YP0wDp8nUf+PVyu9Uju9KISnOazFpbrFIs2H3A3MsdpRpXuamcv/mNwdPAAHPVb9//Qy6gseo30BG8Ay2EmgwoUFG/Cz644dRY0aOGz125GgRJEaRITPaiMAhAo5A+8xIKXFA5syZ5FCYIRnoYsmNJUMGCpThA5swF/jp3GcxiYYyZUCwsNhiCBohBszsEyUyUAumC8CkUfQAiIBrKljAshjIX9ZAigIR+IDmKSGhZdCQsELoaKAkcRdcSCUyq0W0ah98YhPDgM6QJE06FiVWwF0rSflhxSgq8lg0ZtFmlMMPQwMBQizgyNrCCNEZOkkeLr245D6hQlQUOPqAdJkFTRRx9EQI7oaiaqWyqYojtJx9GLkmBpNKkSRGlo+KkoomzCh+qsX/xGAiSaS/tf4CicL4u2TorBiGsAGh4YMjEjhK8o37lKMkUe55g/EkJFE8mMwCM0JTjbVUXBsJJJ8a/CjCByeksEIKJZRwpwwhbFBDDi30CUMOHQNxxA/HM7GnEh9DUUQVPVyRpxZT7PDEnW6k0UWTQszRQRYv7FFFx0jkUcePcCRSRiN9HLLCJY/8ccInmUQRyCmbxPHBK6NMcsYpkXQySC7D3BJMK8U0U0oxsdyxSDSj1HLNKttU8k02gTwzThhjPNPFf/Ss0ad+HDKo0EENJdQhRQv9p1FHH4W0H4UUGqjShSSNaCBCJTp0IEMJIghSUUd99NOH+mnln1ZcgajQ/1YlvbQVWB+qqEs+1YxzSKBECeQlDlSygREziOCAJpnIkaIATxjr6UUqjxrtGrlYcEun5+zSLxBPgPigDMXMEM8i99i4qwBFsILLETS8YIExSTDwwAAcJBFq2s3cQIMyxjAYYLIwmuBJLBJYWFa32LL8caNXlipDDLMCDJBfeUUJhSkhoLAiMH4IeWCAD8R4CqNA+phqAe4s2gcWg6tiECO4ykXLYGyhssiTvspgg4QCdHrgDgG8NWCY0KJq4Br6duZnqQtOseiVpON6pDXJ0PiLH/R0IgQIBWZYUDLFWAqEkEC8FkCAqlEUCj6aL/Onjwa8BSNEDz42cJ9USKZ6FP/GQITyVi/l1PFWW+cscfA6A/fbQxH9drZwGtOM0dky6WSczDkNr7xxPtncMHHOA60czL5DZ3F0wS8H/XTRffQcddM3d5110pt8PfLYNbd9ddxX/Lx23m+nPPfSZVd9+N0d153K0aEkckvfJ/xTyD4zmhTT6q+HFXtGSB11U3hkhQh8QsFntfxVz//efFf+WZ979x1Vf9VL/yG0+oIUGlRWhCgSqCLFAW+M7EikE1joZFgoiEACEZjAG0QABTaQgxz8sY/Q+EM6aiJRk4LzMjTEAApMyIAGBMCGsjniKVcbDRvEIAQBGOACHhDhzBTBK0XIwWd2EYAXQEga0+DAHy//A8EKFrStjwmhPvvQFleaIgQEGKANHkDACJ+SBkkcJjGy2ZOtNhMXEuowA6SJgQV2lrUPbCAxH/xiXDoIBkkkZWRT2Q4+HGMwxbREJIqol85EwbFPTIYNZwShCNGgNvKIawAqdEQYFPBCEYphWjqRxMsUeYEvjrAq4KLHcwYZBiemUTsz+I1UHFGGR9BsMKpxhCPUpgjHeAKIUMFIUsYVgwv8JjP8IJBpDtSd1YSBBZJoWeoAiLnEYfBxJvrfhhAHu8k5bkmHQ+bvkre4GRWTdnJKJo+miU1oPhNObvrSN7t5zDuBs0eQM6c3yzlOxK3zb+okXDrJGU92RtOd2Wwn/z3fOU+E1ZOa9wQgOv15IoA6D3XTg2c/tWlMQB3vdIH7E/BsVSjvUdRUn3LI+x51Pkt1FFaasuinQKoo+mn0fYtSFPhU5alDycohlHIU/igSvGLmqUbm8UQE+YEWf8hBbMva2zgXSqQa3oGL+WJDGRyhgkzkhwW8ygi/2OAIMTTFqqv0iSeMKgZ15UuVujxFvZ6ino5NRpesZES68nVVquAlDd/o2BXZNtQO6aNe+cIrcuS1U7F0i1xTxSstv7ERqZQhDK0piRUVA1WMCOcDtimAeVZmBw2QqymDNCHA1sOvn1W1KVU1oSnDGhe74LWtVvhNc66VVHKJwbWlXFBh2f9QShSlsAxVeQV69iNWFlgGIzt4j1f2Rp65oUGMQMnOYQMzuOfZzqDLlGaYhGehZmYumr8jpjyZp0/qtsmgCi1erg5aU2haU6Lk7R3xYLfNmqbXod1lr3nj27r5zm6f7T0vfutbvGu+V7rGoynyAJxdPA0YvfmVr4H7691n7bO6YYoed//HD45WOH4XPp9JG9VSVH2vw7J6CIbNlz6Osk/D3Lvw/FCVvUvJNFUbnkgr/DfMYwaPwAFkroMWnBEq7EapnDRDX2bbLnw0TQ50IM0ocQaCC4RrJK8YzQhHmUgmmOEVb3FqkcW1m6pYwRPTwQC3LOsIDzbhFNPh4xVbMrT/DIKIED2W8pKD9hmg8GsoUwbyb4bGD5KxYQEsWG5G6GgAfuwZj3HRGSwig5iqcHaqjmgh0kziCVhUTABTNuEF6KEToGxsKTG4rBBA0ARGiC0kD5jbVO0Sg1Gb4Txj89nXwCISG37ssEHlh82GQluOKGKWtbxRLg2gLH8kyGQ6yUrn8HlO8vKN2f+cJzUf+ibsXpfazt6msv373+fed7zdttXkCsrN</text:p>
      <text:p text:style-name="Standard">cYtbwt8Vp4PteW5ys9vc4A1oupcNbXiju9x2cje+693ufb+bpvbOdzgB2m9cqffA0o7oghuHkUNxyuEoPdSiQmVS+SHEowypKKcWxVJGTfzEkTJV+AqyP4mA/xhT7fuHTF1Rq2ZHV5lVIon0svnfB3kiQNfZ6cbSsKA5BUcRNicPemzZPH6c4ha38ARGYAGLV+CjJcDkBz5sWWidKsLql2maZgKBFkKQ58pW2zp5zBPAHfXNPGkQxS1064k0aAvXubX5RZhzlBshsS1a2SksJOiWG6UiMJ5I9sqYgI+0r/kUV371TgivGaTvAytACarYYNHTXKslQINBGT/cohlCDFEnGmsJVgbj20LPzYg7O0+vTd1psJMnELcIhNPHkzK1tILueHdmy9Xd7fAWXMDdDWfrvOnsG897TNMeKL0PbNOBO9fg8DWwfqOfYIUvf/r0vb59Z059b2O/+v/S/z73t+/97mvfRuZXNn/Lr/7xo5+goNtu8pltuYgGOIsitnD+y3dih4BvxeHrFP2rMFRRHxP7OFG5sIigH1lpCErBlIdwFP6RlN2jsQD7nIZCKOPZCKCIudCwOmYxD8ZQj9vTs6QYjLFTNIy4uc+oEgaxCF7RCLUAO0IIEH9wsk7bM53aD6JLErGziKurwaRwvFcwj1eAvZIQjwlKCqe7uRe8veXRik7bG9hgGZTBNRxRtI3RCBNMC81LBbSAKqvBjMsIEKfZEfQIjSDUCKK6CKlSjDQ4Cr3QisHAPLkLppKoQ81rC8xLtkABN/s7uGi7KUFMv2oLPufTtvnDNgX/gz9AFDDeOz/3ujbtGkSCE7iAezZMTKh/4zdO9Lcc+0TLuURLzERS3ERQ1DdPTEVUHEVVbEVWLEVXjEXMQUUMLD5DBJ1/qL4XcQyH88WLMhV4OLGKW4hMgRUQyziRarhFOUBRiTgOAxWO6zCKiJVZkRSW0z1u80PgSZ5FBMSYKzB6Cje64q5xPL46+Rt9MscuWQsJyyLjWRksAq8eDEcYITr7i7m7KzTNE4VXchMZUSheBMjoysY/bC5AqUfoAz5FnLbhsylEfD94e0gaa77f+0d5g8htS5NCFJ7wI7/2Y7/zC0mOdLn1W6/sG0lh6kiTXEmQPEmPdL+D1EaXbEmR/3xJlizJZWu/+KPAQ6Q/R/wRFrueiWhA6zHKE3sID/O/g1gIARwx/WtGSEkxhSgIBvwoa4QIT5mICTQ+dLOxcxxIelQ+a8sSLLnHCXtH9gLHC2wzHiw4s2swnpQ2BgsRwdMyt0THRrScenIzyeihpBBLwlm4gTwngwTKhly3l8unuczIGkNMyWHImbw2jVxESEzEbCNL8VI+WDxFUZxFz+zMDMwnU+QnWQxNY3pF0CxNzlxN1RxN02xN0Vw30nxN1qxN15xNfNxLurrF3JM2f0i4x2mSZNwURAkpg+C/i4sxD0sUi9o4YIzKUrmojIqIRDG5hhgIq6SVw7QutPy2uP90xGtayDsxy3SDzBvJMcjByz1JRzoZTHWUSOVJRyoktLwknsBcv+MZnRoUCpBBLO/8piNpFqDsTeKjSNJJSJrDTZL0zcisJmbKzVuEzD+MT4vMy4qUTQKTxALdSJXMSZusSQatTJx8RBIdUZr8UBGFPphMSZksMBa9SRQtURk9URBNUQ+d0cQUoAbrSgctsPo7SX4QSqI0Su2BlWH8Pw9jykpxyvMhQAuLTvgRQFV5UktpiFMhOeycMcN8z/Iyz3h6TZ3UJpnTE9Mh0/ErT/EEU/VSU7Qc0AnVy3KMRxckzEFcT3MSKi1BohYYAAWIoW/5yjQVPhvh0mzsSUbsUeP/G1SffExKdNExcUjKLFGAg0LMVNHC1MTYRM3PzNCIhM3b7NSXo80IXVBPtU1SDdVK/FRU3dTT1ExObVVNfVVXdVRT9caLDEvuxMXFIQldxDd/+EVgBMaMasYW+7BpNE5T2R9ijdJmPTFsNFQ3/cpuHJ5JNVBzxNFKNbgzrdM3nZ6ynNaF3E3piRDFkkdyDUc4HUzW5AjVGKS22hnS61L5ey9JbVCvJEjfu9VUtddD5UhJpdXco9fSlD7xEqh7fT5tfFQMpNEVNVGHbVjJvNQXfViJxdEandi3rFiKjViOtdEczViG/ViMvViIHVmThTYo5NZCNS8gnS4iHcpJIUqY//U4JHWIi2tSViExlHPWnnWfLT1QbLVVkVVUBks/UeXLi3RLepRWwynEclLM1LlMd+SHQRuv7btTg31YRcgONBCAC7iKTlva9mzUwKRQ3bvEqE3Zk41V6DIvdc1Mjz3Efh1RSt1RS01YfyW7tmXVWZXVWkXaU93MUg1cwlVVwR1avh1cfgVPxiVTxC1cxwVLwD1cw5VLy21cBbXP2InWgAJOcwPWkCrOZG24QYnKGKtZ92k4jvPZ1uUeaC1IVdVYaWVPhTVQ271W3nzVfhrb3Yk//RxP5mNEf4AFpJNDsgPeHe0c30Wmc7EaOTiz1UFIvXXavLUuSMzX6VVIzOXQA//F1V2tXOSjXoJNMK3FUAoMRLqFVOu12IUlR7aV25JtX/aNX/fN1Y6dXfjN35B9X/69X/0VWf/9TvsdYPrd3/dT2QAN2uVzWYsUyiE1Uvsp1kvBWQxbKfJZFdfVYEgB2rO1xfB936Lt3bLzVMdMywfV3dqNVe3VUc1Z3oUCkSuUTa1V0EvlNDA5QS8l4H/1XkOFJ7VFYAAe3+79XkatX8dU37ptN23dRfbF3oF9XO6dXCie4iG+Wsq9XMm9QMVNXL8FVS6OXDAGYS/uWyzOXDJeXDHOYjU+Y33dXOmNVq/83EzUiNJNxmFllA3W4z0+QNhtNqSd3/Sy1u3N39zN1bb/5NERZl50pcVvpdgm3i4VhUteXVW4JEx2ZONxJOBMjlsWrlNC5mT88mCA/VuBteIwLV+lpVr0/WMDDmD5PWL13VDrg9EQheUD3uT1lWUE+0gh/l8B7tBcnmXw21hcduX+DWK4RRiWfVuLaGDNFdIIzp6ZxR4+tuZrft1T5kQRhs9lzk2dvE3GPOF941yEZeG1xWRA7s3qFed1vuVyJmFGbmZ2jrc4bmH5ROd3tmIfjmcTDmRrS2JrBd27HV7w9UmAG9U0RuMuNuMo1uIrpuItXugwnugxbugq7tE1rmiNvmiJ7miI3meMRGjdnEg45ucHm+PF7IjjvOPRJRRshumY//bjecZIZI7i7GpTTw7hDDxkrIUTh2zPgzRbkP1VJ8Znf8YmvHThjaYccb7eHobmT47qixblCpTq4KXoaovoWCxYVa5Qt6Vp8fPlAt7l/YrRsQ7mY/5lfV5rYeblmFRrstbVto7rtC5rlDxrYNblox5bbzbMqu7V7BWJB5ZmmZXgmEbsPe5gbvpghb5iVH7hwWVQbk3I8xXJdA7ihUbPrmblq27QQOxW+VzU3H0wtEWmfAbiHWbslotkpH7lSJ1r8rPb80RU0p7EjMboeLu31Hzog8Vth+Zkj95q39btTP1ipgZu5M7tkYZcix5uke7ERi7parXn0s4IX0XtjOiC7f/m7u727u8G7/AW7/Em7/I27/NGb/OGgT0D7Jp+7fUdZBqWTL7t6Qz5Xdc+aoJ0UUW+58+u599mHYHE5PElY9NmZs6eaipub3xd5Vol7oksVEBO5Qt1R7AebXc2a1t26wy/0Q3Haw2v673u3mEWa70m8V428bdu0RA/cbhubWU2Wqh+6sAG5ZLY7jbIgBvP8S7AcR33cR7f8R4H8h8PbyEfciI38i7IACFn8h0/8u5ecidv8h9Pcu6e8iLPABiw6sYuY3SC7Psk1eYSyAm37Tar6IAURM4GayIO6BjX4bCW4lwuc+EkRLb+71Z+8U6W67ls85Wcbbr88I8G3oAN6d3/hlXlFu5CN+4uV/SEZujnNnRCB/BEn3SQrnTiZu44t/R8++DOZXCewG47hZAmoAJTaAIYaAI6QPVSP/VUX3VTR3VVJ3VYd/VZb3UqsAdS13VcX3VWpwJbf/VbP3Val3VeJ3V7sIdV33VUX3Vkb/ZYN3Vcj/ZdP/Zgh4E9+HUqyHZ7MHV4wHMeBXFBVmI8rVFKpPC0xW9qlaaF5e+19W/spdB1xZXSduoZl/HO9WwFp+lPb/CktezajfASJvMT1mS0Nvdwj227TngRp+Vifu+7ruUOZ3EVz2s7V/gRp3iEx3gOJ2oPb+KdBPcDt3cad+MJYQhXWLlBOfmUjwhGQHn8/+HZxJb5niUEbLRuSHZuBR7LbQ1z3WTa3kNYyjbioi7YNWfthXdkAEVMrL7t6l5gAdVzTT9pUbfwi49EpJftJSboHZtzoD5z6A7F3gb7VZT6seft4N70TBf7SC/lRq/kR3f75uZoSKfaWkxhpx/6nYgwqHcREIOIiPB7eAD8pCzGF5v5w3dWoH3qCo1leMbdiF0nPufrZI56xwff3hvp4K30oX5iFb7zei/be8f3xgT9rvfRfgdn1Af4p//mgW/jdCd9As14iYd4h7fpied4kvV426fr2sffh1/4Fl9x3zd44a/41Cb3dm96gy6JZ74Vi8PSYmzKJe2/+UH8649O///B+S5V+53+8lI1aYbS6ZJnep5c7YH1/Nwx+m8n4k310kEt/9Of+oD3etPXa82W//NKxPbnvj8/S4Dwx2+gQIEDDyI8WJDfwoYMHzpMKBEixYgGH06sqNHhxY4ZN4JcSFDhR44hMaK8KNEky5QkM7ZsOXLmxJggaapMaNMkzpInebqE+VNjT6E7KRatOTRiUKVHRTZduRRpVJ1ToXr8iFJqzp5dtYId+XSrU37/rmps1a+Vq36u1Kpl1G+u3Fbw2LqF+28v375+/wIOLHgw4cKGD/NlhPCrVqxhG78k6pKxVbGWmUKmeXKx5KOXNz+uGhpoaLJjoYZlepqq1dWkSX7/dc35denWaMfWzl0at+7bN1OPHkoWeE7ZxiP3Hg47skqbyWf/3r0cde6s0aszl6zbOm3pXllj/069Nnft4SeDJ58d83mP7NWLVx48PmXg9J+Xf+8dvWrz/aEfVx9YMiF01nP8uALPWgq6xSBbDLa11lzwtIWYhRdimKGGiW3FG39oJcWZZsLJVxZQ7kFWn4DIPcabQasZNZVlyXkmIn7mHfgZgDSW6Jt+OZroo5Ar2uZhjjU6p16NMwK53XQgXlcecUJO6RllsoVYpIyiPYkkizt6OSKYJFrHFZRlahlmiVhy+ZmaV/qW5ZhJojknaHV2SeaXedK5p41mSsVkk1T6/7TQWcfh9dZbayUoYV1tKarXhpNSWumFiqWXophOxvedfVv6JOZrBPa55Hy9ddeiVbCIIoo/chDiZo+2yWpqmle9IsdAckjCTyCwBKLIPvzwWhyUeQJZkCKx+sOIHIGIwpCrxw16o63SBQifptcWemu2fR4Ip5RJhgsaqjjuh+J46SJ77n08vuvuh0QKFS+n895ob3vt3qvurJnhC2/A8vpLr1L3FazliN/+2+2PBj43l1r9KJhgohMuSPFcCVrasccf74Upn+hmK2dV4Kp64pNlDfhpcC7GaSbMBgXCjyKKECQHzjESuKmS6OYWyEVCL8dPKj63vO6Q/w4b7ZFLU/+L7bFPe5lqlVE2XG2gS8tqo8ElJx2zt3f6SSietZKNNJtnm1322m7HzPbbascNN4xttk333XLXrfeZZfu9tdLWTi3zQ4cKKVeCdbkloV2K9yMX466AXLnlGCo2OM9N5teU5uuZK/jmdiZcOtAuY/d5y5w9QAADVfSD8z5WA8r1tnH7M+xAONcs7YuF60j1Q73zE23NYGv9M7mp275fkNzWjjbDpD4dI8KZMk/7y1kfPHC//O7bNcHga5uwwOaPL/736od/Xfnks8v++/LH73791LP338h3O0k7xMkpaGJtESCFJDaXA1qsH5dbIAMFIzLpZQpseEITyq7WufGoDmn/3IOgyvjHwd+I5AEmoMEYBOEBDOjOcKMSnvZC8wADIAEQEwiAHOgAhUlYIgoXeIXBbjW2a3UBBIDoRAhW0AomAIAViAgBDl7RP6iJLWXA49HMsCfFnmUweaJ7W/4A98PQbc6DeVtT38i4N7v9zW8wU+OW+HZGNr7JYW1E4xrNmEY71lFcd9RjHlfHsspYkYpTHBniZAM5tSzOcY1jBDwmF7kGQjKSmdvg6ebXmaINKBCa9EdBCqKrwbENPFWjipHO88TqKWQHhzjCGAbhAFPQY3aBpFXz5AgjfcBwEhNAQSowoABLAEIPK9CdRfxBCH8ogpNykIM/NGm90tRsHync/8geQMCKRAjzAUxAgi5RMAxYfLCHWiyl1KJmStLZL1T7g2IF5VU702UxjLPcnjizQ79ToW996VSVvizZQnXms33/rJf3BFpJPwbUnwcFWELvt1CAjox9+gsniZ74owLlSGIJnBCk7HLABk1MgZEc6eUeSE4omoyCoOkdIULRAAQgwAA4GNP1MMnPrdHzb/yTIEYgwABWDmIAMDBNRSmpwnk+Jlq4REInJjADSWAACp1IRBElQTx+MKIJKgDAJAAxiUQAQAsrwJkchkUa3HjCl3EABCCiMAMnJmQPKgAEVQsACyQCAhFKuGo52VlUC/6VcFWs5zpFEk8tAjJqK9TgF///iTx06o+Pc4SjniiLMsnGUZ6XtWVl8ThZz2b2eZ3F7Gg5u1nNpg20pQVY9ECnNTahViCF9I1cKha526pFQZJbUFsYyQiSAhdkk1SeUbvnL089Zh+ESIIGYApTmTqRMaFc2BwdAz3n/SxZEgnEDtZwBAckQRI3QyopCXU718zOE3h16inUis0VSKIh2+xqV73aVURooQCeyB1BRyM0JFrCEpOIAnwdEtWphqAAr8hAEXQZAGKCCrHn3Sdgxaitwj7UtH5Vk8DeieFz9UywRr1gcZMyUOPCD58pvmlDVXxPFq/4Uy2G8YtlHGOE3pihOYZojXGMNomWF7IRJm4W/9f/m7xIiEF5iRDFBvhRkQY3ypTC1EkpqrJNqVQmhMhAc50LAgRcwAwpjOxmDqsccfK0lGl+SKx0hQ9fgROdfwIxhXUTXyR2gsCSIIQC4kDVFThzIPpAoi4BcIITAMCrMjyDfqPVnyUF8QtsxeZbJeJLQEwhv6doQxFkOINpXnHDYAxblS2qUxGXWsIQ5aIovYjhi76awn2MLQjp+FnSnla0uT7qrht7ScumFtfB1jD1gF1s1fZayGSm9ZVnpcctJg+2uqbIbFdjF0jdlpEGdORuf6shyk1KLVLGXPbI6+Nfz9MfLXgpTL2QAXbLlEXT1cxgCysQXcWKH55IiDPzzRCV/xwvd8wcyDQvortAzE4RZe0KJ21W8MW4aiLTJAS0BCVNow1Ek4HYt67+LYlhHW8kyfxVyFWyzIHke78CIQSzhvRfAOT50xgwgJ8TzMODyKEJSrBCE/ex50h/QZgVB2RooCUHX04CEQDgqp4NrABAfCG/ouB0Nx09ZFX7mrBWrvNNzSvI6ZWxw7SEZ7lOPOEekljrnsswinusY7fzmOtxN3tid0zQGdsY7ne3e9vlvne9953uXoso1hyj7MDm9LBG1k0AM6bRBjXOoxpTEKXgkaG5/OMu47bQJK/LU59lWTIYAAIC7BBmDAwAAVCIN3RmQi40d+8xO5sdXDGiiGAhM/++NvKEv6OJEWaKYsy5G/7uRFLxVyGkVfvGSEGCNazZNe1XZvL3QQJ9EOij3OHGLJ4oQj6j3s1Ok06z/nMIMfVOu/UWcoBhXU8hllYNnR/7kMMFYD4BJVjdsKDyB6FDEAIQBN0MuF9C+FIi4FcB8MM8gMAkkMMM0EO5gR3dSVvZjZGpWRjW6RirUce8mROvXZ2vmczWScm0HZuwlSCx1ZqxpSCyDRuzoZsJriAMNpsMviAKzqAN1qALLps6tRZyDcoEZp1ZLA3k9Fbk3YWEFOFugRuGNA627RYiOUgTNpICQdnmGcYDhZraDZ74oEiowAInMIEV3AwGwBsOWB3RhQ3/RV3STuiDCXTAGARBBiAcbBBABwxCEHhAQuzDAzBAB5AQHgQBFlDB8tkeAbiAIADBKbSOHw4CHoDX7VXfv+0AA9AADeDBIAwCDTgAAcDAVfkUULXSIIzBAGBA/iWEIiwiCWGiAwBBKdreJzpABvjDJFbiGNAAKYIaQuxDC5BBDdRAEbBAyXGNIjAYIBSRK7wQEhyg0xiFPzCYJTjVLWjhQgSRLikBp+VQgVEEnzXVGciBKHSBCrACAMDXIKlaqp2dOcIHEFqgqHGY2LUevmgh4KUjvaRdvhSUQsHauQmePfld4LGd6NBj3Q3kFv6jQB4kQSakQfajiQWkQuJPqxle/6wtD5EZ1eLlhsQcIcVcWxNKnsZIyOXZBVwwCIQcoeIc4cQUkBUiRuch3uf1SOgZXsMNBOqpHusxia2gHU6Fxg74oQntmb/5gwi5wBg4wFAdBCzUIQ1g4iViIg14gO4phCEiIgF4lyriQSuRotVx10+x0hi0Eh5kJSlG10B8YiOKJR7c4sdBhydY5RGQEFi20nfJIUL4VCUCgQkUpSg6pQNAgmQ8QAM8gQ/4wAaogJjR5HMQjTT5nLBw0iu8Aj0wo0B030Awo/xhIzkoweFBhSLMHCtkWgG0AczpQaVZxZtJIz+kAcu9gixZZARSEjvSWQe2Izpi4OApln8AzmNR5P9DWYmthZYHnqAOBhkLDicJxiAO7qBwJidxTiQNLmcQPqdyFid0Vid1Tidr0RJuRlsUMadDVBtaEOFtOVluZRt5ugUTYlsS4lbjGBCkTCEUKtASsuRfYOHVaFdNoUfsqURapV5MmWEIBskHYdJpMIIIsdIrvcQklpAHmEEy8QMh1OER3CEWMEAftlIcDhc/UKUD+KFaeihT3mEGNI0/fCJYauISLIED0MARDMAwJKYIqaiKvqEgkGWHyMFSXuIcOMAatKgoxiLx8OERCEItupKHtpKNiteYFQ8B8AFhEiYAFMDDsVpmDI2+1cygJVoRmdUp8R8AgIIwScIzNh1rvAj/hB7ebcba13kdC6ljFrpjZ6GShxWkaLnpPqIYns7dQzIkn/pjQ66dnv7dQv6pnzqkoAIkoiIkoN7j+fDdohpqoK6hRJ6MX7GpmR0ERtaGAUkeIi3ZATnIEV5ISh6hkmnMAE0hqoaUxezFWtRnYLhkRcLkisikTekO6tkBgF4m2cXG9rjaRCzLUuIhk9ahUWZAGqTC/HUXkQqVQOwhJX5XEljmQBjiU9JABvQDq6gSDZgQCvGDJAhrHr5KIKRBIBCCJyRTl8IfP8DCib5o7xhcd1kieGmSJ4jQh76S7twlJroSJKwmH7qAK1WCIoCTSjyAE1wBYabACUzpD8ajmITf/2KMpqf1yu/8JkFUAghA4wyYYQYwnWlWRq/2FWwelmzWpndC4AeqKbTlZheBXi1JJ1LBiHVmJ3LeoHOuHc6O4HfmoM32LM9GJ2fmrM8GbW/ubMwerdAmrdH6Y39tp2tVi8kKSXiOBSMlSBEmUOMpYRMihuWt53k+YQFppBMioQJZ3qsCxn2mISqRnQ+KCkqg3pfJlPcx1o5AUN3hRjP5FFhiQSceBMCOIgakgiIc6CyQ0AC0QLTcDCHsQC0cAR72yr75gyFS6BBAAqzMjgi16AA0gqMVqwM0wkCoHLE002wYBB8y5QBU7GLwYQfggeVapkAEQrHiofzxA+AGVQvcDP8jzKIdxiG0dMTREIAA+EANIIEBDMTRwGSBYsS+wcAFWIAFbNVa7dIwBF8u4hjSHeAt8AOntdUKxKrhEOjKju/J2uZrIt7Ixmk7zenYrcydltjdXio+4h0/Rmqjpg+hHqq5QaqiQuT9gg6mFqr/9ikBDzD//q8B7++jUWqt0qb6aqGmlganToinouQBjeSCXMiChBRIQoijFBBcnKqjYB7a+kX4YpHtzFuWWNdw+INNglmAXo/S0Gpxeoc/tGFROkATpEJBdNcdekAgvNksLgG3AoHxgFMgEOUowoDCDcvnQsLg1gy0fO4w8E4dulIGHE3</text:p>
      <text:p text:style-name="Standard">xEAvzKQTIecJZ3uhDDMv/3prQ7eXbxp1o39bMJ0brmz3EJD5uHnLxRSgCVDVBE8BAuWZcfrosTVxAEXzBFBByN01pw3nIi9SfMZajMyaRW9Xew84ZdqJUhY3a/EqtJVck+bKsCuvm2z4w0sIpt8yNcTYn0V6nzjatKAtoKdPs0AJtKqNyzcYyLbMy3rgyJS/tJNsU1DrsBTKtbA1hE6KnSsZFAa3nhTjhFHYbEkYh2XakCcPqOTnq+Hbhy/JXIOAqgL6EPU7qj/CqSwxLdzVoMsnBvRplCzygQGCxEyQBPuQEFoOX00xuwHKu9TVTVjRuIwoCFqhzv/lKHb/EkAbVMBCPQChCH7yhO5ucvuml/1EOQyqIAuqaUMEta+12HFJonChPZDy6B4NNwhcE2CR8FQCggBnwVRrWTBCxwi5hQLAQY6eVpjRGnLEwMKDCrwCLYKSq8jySbNg57DNdMwU25CaXWzXrr6TqtFLHL/7qE6MGcFNHtdo5tUEpMFNT9VTT76Mm8DcTVUeLGiYDiQSHBkc6HhRCjiJl8Kh28EeVpJMd0kaGcBVKM4fkrSfXrUH2Ez/ELTeLiFFrULN1Xc0ArlAJy5ACZfXJMxaYAAFUQRWYwGP3oSOawj7sDOVybhqwsFLaIVhm4gCEAs74gyikwkErxF2OARtHXMbJsylExuy+oV+a5U8homgfhBzXrv9romH80lurkcX4MYINWAAAANMuofTVwYMCdMIUJBjxeGyeNbJpwwmpre9CZTIEoyz6AjYnz3Dd/HFzwCzOavJf5bIqt3IZvfIuj1F6r7LStjfTnvcbmfLNzjIs37Ib7ZEf9eB+Rm12B/PhDPPVkudGlq2AQ4oyRw4zMzNuiS1vNcjktEJd2yd33+MN/k637IN/PleA7mQHBVI4awa60m4S0MPk+mEsKi+7GmJajkFaimUjtvgr9QpDVKsDYMDOeEog3AItUmhWwmEVSIJLjoQS/9QosqVYyHMS4DgXc6gdzjORH2JUioUqzXHxXFk488S6bCBKDN3GUYEXfJUwLXn/Gn6pJRRRGoj2PnhvacpSl9LUJavpdtejyoq1nI/3T0/Ua3WLgGr3iME5ceUvVO+1iyV1VesjAhcwoh/wUhu6Q111oxO6oOejo3u1TVcqw4h1k5D1Y1CwWWNtSjqO5lnIRz7ZR8H1XK/qhEj4CVd3lv+qQtqJpQ1Ars7th2kn4Xkzk8hxPyuiXuIBLiJEsfIlX7p4Vu5wD1OrC7hoRFeqrrSKCBlCXH42DIA3QaD2iy4fzcgzJ6yuQbhlbJvCm31iP0cyPzAoVNpu282jwmDS/DnaxlHcsGAje8kvQlCBOILVoen70k0BaEbBoSVYL/Pyf4dyLfc3pqManVM4wdfa/3fvdMkq/MPLh3yzd3znt3njMnrr8nvvtMXPWn2rd3mDPMev98bzuR1Bm54Ds8QbSoAvUuRpDBTC54FbSBIquOQcYaMUOIPLRceIMEmyRVtLiAFR3l9EDnd3N5l9TkHcauqtngwTSan8S9u68O2u+CsxqAk9IERse+z+W8cpwhZT6xveM91ChRzA1bLomwj5KB6YUCsYHkGzMUJ8IxYPQRKk9BK/KM5QtAfIkg+vUu3eHNPL7jIxozMhvCSfTcY2FS/hlMLB60MoYCd4FTCBAjBNQidQviVo/p9JZbvgdE4jeuJzTpumLJ6vIGI9G28HIXav+0JCOo0VulYjtaTX7//bzf6gy77tc3WiMzrtBzoA6+cKgTXYZfqgbHpYmHWnvnx5qvWFCL1bbwwJq+oIl3ClNMjXLlKqtmoRBoYroHCr53XfxTpCaLiuypl+y28NBw+HrsGIfq5rLwY5x2IazPhfc72y2/icGYTxJARAePIHgcGRMQOGEeK30N9CfrAI0jgoaR+/hgx3rDkiyMMrixYD8SO4cYCkhQRdCMLi0SG/HQWDeFgox2EgUYr4YaDTBIenVPxEtRQ6lOjQhkeFIv3oEKm/fYq6gPgyYUbFpQ5hWDiBwsrCkF5VgZgEyFLZSWYBje00FpCeFUyvGi3a9CNdu3Xx3qVblKjevHwBz/3/69dv4MCEB8c1vJixYIaJESN+vBfuZMiXLzaOvHhzYcGbH4fui/mv6MxyO1/NfDopacqr+aZWqjq2a7yma8uurLilbtiiUdv+zRuubtyfhe9m3Tv58OXFkx+vjVyu5cacmx/Ofvff9o+M+rmC56ofePGt+vWDh568+Pbh/8WXP59+fPKM4IHHr798v1bj0/MPwPv866++AxGkr0D0/mMQngALTO8/CftBkJHrMDTMN+Vuy42fijAYwI4wLsABOMAk61A7y15z7AEGaFAJRo4kwemigQoaAwsYfiKuJQJcGGSARgL5qkOk5KBLkRddOIjI0BoK5EWDEPrqxhdpGMQB/056ewDIMYJIIiQpC+KoIqReGoMGmVg6yikCBKjBByQuoGepDSlj7rnZWiLEgCk6CWEFk6CkQoW1EgmhgFMCacqf5/jJoIhJopjhlaAUu4tFHzPMMDXNvOOz0+CMGzXUU1s0lTFIj1S1NdA0vMxVWVflME8MnSut01xvvY5XFXG1FVhfhRWVWNx6BRXZYZWlLdlalzW2WdiexS5aTmO9djZNoRtuUzxN9WxWh7pTlUL01GMvv/AEZLDdBBGcEMJ50yMPPfzsjRDAB+Htl74BBwyvFVcGHq9ggttr5UBGLgQX3FG97XbYQEJEAAEDTPxWVxT1pJVVZ4+Ug4AOBpljjv8jHMggpBstGnkQQQZowSqMCMBAkhuBPGJIm1g7TZ8dMCAEJ6Ze2sgDDPBZDscjhDTpNEU8GXkjB+j4yMsO1Cxpn4oiEgQIQh3K6IiYPswsqAcSeMIHH/wAoYB9jBz31rmXgsELAFhBRIthYLlNHwOQmKSTRCZAAR+hvvKooq35eaWNIixxS5JXrJL2xFdRtY1YWF11mNnNsxtXbok9b5FujUutVVwPN9QuxYg7/pQ25GSHnXTSpCNV89lHK9V21D3eTXdYf/cud8xrFx753YtvnffhcX9+NOpas05041nPvDtwzQtv3XwlDNg9+Pydj8D9ylsXP3UpbG/deyss39//BRd8ML31AkRXQIETFq+86z0VOpB97CEZ0AAC7IBAi1ksgQm8gBni1rvEXI5jGqMgXGAhipHgYQx4GACPTIOlQaiJBg5gQAfmkKUhJMFG/BAZ1hwwDCMpBSlMEkQJl2AIB5AMD3hwQBIOhxEGLIGIS+jADR3gAB0uIQkYaJwoHmACGuBhECVzwBpoIBEfwgAnhPAHlmi0MoukiWyVERkZ1sY2ALxNDq3I3J544w8MGOAEdawjAKYwiS9YYgpaKMAtPFEZWABuEmOZgBKGRi0WZQAAnajUKTKlq9UBMHuTdN2prvewcL0Rk9gCIKu2lcndVfJzwbLk9AboyQqmkoCr/1Sk5azFyk1qa5ayhFixVDkdW+4Kl63U5Stz6ZhdBpCWt6QlMHvWqth1MoDcomS5TJWuCBWIQPlyF4PkJx/90Us99SpQ9xoUIPKoJ5v98t57EDYw/hksYfl7EP5c0TBOyo6YxPHLA+6wQH3u82JmWIhCnDmd5KFSXF80QZPA5IFAVMRK/GjUi7DWwxFOsYph6s2XhpRIvkQxSxys4kfH8ENFDG0hIxtDFak4BpWeVCIlYYhBEXrSk1ZxABggqQbLhIVTkNQlMFHomRwCxQaozQdwUMHbPjms2WBAAWQpS1rSQjgUDMMTRdLT4wABiEToYQa3oAlwWLMPrErOetXhWP/poqe6tM4KrarSJCV5CTy0IrN6nATVKZeZOlLupXkC7KvvlJfX6P01OtIT7OsCezvEXhB7hB0op5znWOYlVq4TNKxig8dYxkpLkUnVK/Q8tz3vdK+a+HsQe87JLleU8x/3UZ/6+vOfcQroPeD5D3hYmyD6yUuaFArfOhEmsP/BFTuA3VRgCJFPfu4TChgLCihpFazjqlIpBFjDSR1gip+84jSpgBosXtIBLQ6ihDWzU2aAJCQiYSoxUTthlmRKAyYiLYhHcdlMB5HSEZ4UC8NoCSx+9l4q0iBmFGlJILrmAbgtpWhkg02RWvCBGtRgASwQRaPaurzK9EEBliDLWKb/MIEQKAEH+7jwzRTDCCYAwBKH7EkLwboUSVHKUqfhVoqIC9qNFTdzo3PeLefa2BwLMziaBR2O9+pjy05rx8capnSf7GS6GjPKTLZgXKsMrSzHcspY7nI9vwzlMEsZs1eebjIz3MwmAxCaowofek7LLvPg75rrYS1vuamefOGLfg+abW4RNL7zyRlAfAZPb6fJsMoG2ZcElaCmApEKQjBMDvuQwynkcGnuWnWZPCaeo1dHkyKJ4nA00ehQREGPiohCDkGZGUPkQAh98CMVgajvXESRhkAooiGwuMjWFPfVhXjCE31z6Kj5QYh9+AMf+MBJSCqNbFFsTRKMoEgqjtKw/0Ckodb+ELZD/UEIq86m1aLwRBoUEQiBGNnTwmzItOFWpCCauHKcfpRF/AELffND1yHBVGcfAzdlU26zamV0KWkXXdF5zq3YGzKTD37jHdOVngZfM2Y5l2RNQde4kPUrZYVc8I5zvLCS/bTISw7yyKr84yh/LMlfrnHLFg/lZoUlkAub8CCLdkOk7Y+97Kcu97WHted7LX/YR005fzN+gFaQgwJkZwrxKz7+6d86h/twnWf24nU1yqvNumgwKzNbDjG28uC4LFRKksiWYS9bfeQPGKsomSz/8e2CySEt1x3UrULykCseqyB3zuG8jHjKtR52zLFb8KMkJdzx2u5GO//azGLGu5cvP/bKk3nzVl6y5Tu/98yD/vOcL73nA2p6zwQ0VRjPuSm7fr02d0qa8pLtz3e7oDvnOersgh/Q4ey99Di9PrXF/T8KvfTz3C/47JHn4VPP5UezPU+rD6Zx0q45Pm0fOrxDM8jqKnGYr/X7oVy7+aGU94S7O453Eh7LXOn+1iv+koc/ssIXzkw1fzbxv5znYCfO9SLvrE6vx+rv9QSQ7Vxushbw5Dxu5GRO4hoQACdwsR4Q8S4w5rbOAsfPATuQAj2J5GxO/SRvrXQMrXguO3wOnJhPtQBmtcrJtfQDtmyLXcLH+O4FHojv6ewH0fQHXfCHf4SQYLKu/8T/Dv2qhTmop+3+7v4Yb+30LgoBDu1u42NsrAA9pKy8znTC7/0Kz8zKTwnd7zhYhuZ6KQEnb5MyrvHSrOH47/6gj+uM0O5ArgSbcHnScANJcPqobMxQL/ZWZMvKzg9FL/SkzxAHcfRUDxDjDxEDkRAPEQsTEXgqb/7+D+eSkM1c5c1aUDzAic50r5y2aV56cPn4zF28yT920Hz6o3sMLfkIJM5ksTye7/+ibxLx0O+Uauao6wspLnhoqPuk4/u0MBfNMOfCcAovx/yu0A0vsBjjgu8u6xd/Jw9tEeGmbwAx8QstLvDmcATjUPyAhRolkQ0R7q0iEP9WrgK57gM5MB1b/88d2xEeyU4erY8d7zEDGVAfPZAekdAfvS8Qi6wLrfEA19AY/y8FdWMFfc+d0GlAiu7oWjF9kg61PBGeKoR8iM9+Tgv5VHHqCuS0ri64ijDxIPDm6JCAknEPB7IgWa5jhjEaEbKC7tD/oGvxAhAm0XHzwlAXY+zMpC+UvFGUDpIA25DwhvKurvGxvpEOn/AE8e+wnPEWYc8lfwUlG7Ecs5IqcZErH1ER/zATt5IR/c8Rx1Isy1Ir09Irz5L6xpHsjtAElRItZW8T6SzoYDH3sEkUuakHven32kWc8IcRVjE++IM8/oHQqgn3bK+bnG8pyXIEoTL0rM8KmYkcK7MK2//veJQxG9WPKcWxGXFSVFxyunQHGr1O/hKLHJdxG4/SINVy//TPDuWyKc8wHJ8MM7HRHFHy7vSwKCHwN3kRH4eTH0HQHosTOSXQON9ROJdTORWQOefROaMTOuNRIHFSDLGyKh0PKnfuVBgyX+Js6M6p6NKHP2awBmfr9ggEtQqz6n7rH37QnRBkCG/LCE8ylz5wlcySx54SCsWwOoXxCgewKLOS/q4lQOlOgAQLCgsq7iSG8QDON/PPQKkzKV0zKucSMi3QNp1yD3dSxwwvNmGT9NhyLSOT8khUMle0C/uT/V5URU8URltUO8GyEGtUClOURTOTNOHyEkeULjXRXAL/U5pK65pCMZtG0S8FMwetqZuAzrZW0dAq5HvSZzEPbX+0VNFwU/MQEhKB8UJLTze5kPtk1EV58/oQLzTHcDQjySpLSRyzMEIpiDVlUg3takO1MUhnsxtr00PJFDIrEQ2Rshzf8Ev/FAOtsx4BMlfE9B8fNSAj1VE9szkrdTovNR8XFVIzNTkbNQrbDiYJkpIoVCoPTyGTIzy1VOhSCwazyRMnEn3WR/iUrj3H4z2r7gcTs+mmyfbc42DUqSSJKz99SR75c0ez5z8VVFSvc0DFLh3rKVRPkwqVBgElcSVFlVl/lEZDtFBrclI1FE8x1Cg5VA499EPTsFtFFA53kzbD/7JduRVZbTRGeVRedVRI6xVf0XRGz1Rf5zVHY9Jf7xVe+9UtfRT94vJbYbM0XWX2cKX28HIxkXQvy2dW74f39sz3ghBAFAZXXQsxb9U+rvTngrBXw6MWD85LTfVGpbIYGQ4cJ6tXqlXt6nDr9DRM+UodwY9ON1QPUfNgI6nvJJBhEzZcxRSuBi9D9xQ/CTUOB/VZxdVQu7NTFXYfN1VSqVZAwfV4VvY5P5VrmxZrvVNrs7ZZy5ZRt/ayipZSpRUaO9Nbp7ZrrxFVYUVVgdAiXzCbvAk9JRK1btB7ahBX4TMk5bPpgi5/6kWdgotg8uPhiDWWJlOXUJM7jxFBgZJtrf8nKce1bUFHQS3HG9myJ4VRWy2RCfs0apc2bKuWcuOWXHFzOc81NbWVNle3zPx0O9MUd6+SJQOWYPPVd/fVXnsXdwuWeH/XeINXYIeXdwNSeZsXeP+1R99UepJWNpH3mYCME42UZOuMYstHFZmUXkyRY6fJXgSXShOTMA1TMdPnt7b0QgTV9Fb2RTNTdc+RUCkzet/yZllXegFLGfm16xCrWkVXs+z0es82deMSafNUaQGWgdc2flnP9abSaFtXbvcUNEzuOL9WbUNOOjW1gzfYUsfWbEsYbRNYbBHVa9PWDEVwVD3LWjF4bhmUH+z2cAVNtQAtPc+TImnVIstDcIX/OEHgN8dibjuh81iJlhI/8/FU2Flr8lCPlcqmF1pzEXLfEo5+UUJX2IJvNoCvMYal2HXLtXRjF11zN1F9No2XWI2Flnl3tzTjuJbA9CvpNXmhd2AReHnl+Az7kGW7Unift0ynN2Kqt3/PeCEclg0h9m9ZsHudLiNF0bSGuJLpA2UbOBLnd0Xr92VtEmc9jo9l12YRmU1TB4Bjs1o+jUA1rGZlSSgh73SPllQz2Xrd2CTt12k/b4tR14JX15MBEoQ9tYVT0mpFuJj7kZiJk4VTGHNnmFNPGJq72IQBdHSFRYwvuIxJg25Pz247sVU1spxw6x/Ut3wQ05LRWT6KmJb7/xGJ6XGK4daMq/nKnJl0sXCMObdzZVIlTTCApZFZYBl2JVeWbdmfgbRCa7iUy1VZ5/CFLbNU03hhmXeT+bSPiwnz7lh/nXeO/zij9RiO/RijH5ijRRqMNdpgC5laDbCgE5lc4FB74clKw+maAK1Kh09+FAZd0tmSMRmYcXGTTdp/uRFmTRlFmZjdTPrjdtKQOVmYYTmLgzYR69eBN3dsGfg12dVCcTmCu3SXAZl2pfZEfbqZITQ4yRpsIxitP/hq6zmtPXgdnZpso/mJ7Vet4Zqfl/CaiVKGczkhW9eb/5Y8XXWnCbuw1xmh39GdIxWeK1iel/Xy2tqeVZmvGZs70/+PnzknqOdUsotTiRO6l5c2ZfcanyW6S9sY8OYUUtTVXYUzlpO6lb30tQcZpC86tgWZpG17o0M6t/NYlDt6pG9z9CzxkLO6pVtikSu1kWmLMXfLzgr7uXe6p4c6LYFaeIUaom20qOO1sh77qxd7pR9bgZdZF7nPRyGOF+F0rMH6qsGbpWsXl19XqfdXkLm6REv7ln36ro95vKn5menarUcYU+c6svVbmeO6v+vag2sOhkc7m+N7M7gZJb15PF8wnKH7ws8Xm0NYsc96oF07Oud5mNUUEknbclnXNOcaYG/STR3Qs6v6dr1YtBGbssE6vo3bw511mun7qCkatCeaZxf/Ubdr20Rve7eJXMgF0Y6Be8iDvLdn26JfWbh/lLi/+MaPm41hGrXmbGJVEcO9HFelu8RBlYKBu6ixO7vJO5SfPCehx71RWoq12Mk7fOPm+7zltLhfvFPZub0VWry17sHl27zlnM877b5/+XTNesDH3L8JvOUOHIUV3a4dna0XPcEDPIQNHK8lCGY1XI0BHcK92IYD5hPbB5wH+8tRfYdnfMP1s4PzuaJBvLtFPF1T6budrLFrXdFlW7VbEgNd/JZhPLRrOZ6zmY21eY8bOrUZ/cd5nLuJHdkbtMmRHbeP3MmpXdppO8nbctqNHNuhvI63Pc1FdyXPnIxPG66Qe9HO/yVimRuSU/3dcwt+1ZtGq1u3zfyzP5nEP3p1CDiP/3e6V3PQ53xB/9nO3bLK89yqVx3ga/yBjfjYAz2qoX3eURxc3Xm1NXDg+RvSdVyal13SE73j/3ut9/vRPd7Sa/aF0bzTFfbTbYObGWPOJLYTK/zU4f3m4UWenp1ROTzScRzXBdo4Y1Kf45TGXz3YgTyMsWx0A3off93PXd3YtdrNoX7Z7c/KTRxh3Rro9Xzn21iBr/1duZ3JxT7bwR1Fkfzs4zXtvRvtrT24B1XrqRzGsV4okLsz4uxulQ8UaRrn/T7n+xpH6/3t713M9ZoqKbXiytvfU261l9V5zT1MU/PbJf+/4d/7hJWM4i1/x9nb5Qd4vpVX89FS8+u7lZJZ401+5Asc9Skd5BW15Fv/rScd9rEzW/V64Vse4nUDVa/jhks9h23+74WfnCe6nVudOuUAFkICoBYiKAjhq2ji3B1d6Ec+r1M/Wn38qXV9yS8XwLF46hG+RbGaqkM98l2+7kc5c23dxyOX67++/MMeR3e928ue8j3at0u6yMle/vVf290eIPzxEyiQ38CDBA0qTFjwoEKEEBlGnNjwocWLCyli3Mixo8ePCv9dlEgSYb9+reC1OokSnqt+jPq9TLmypsp/OHPq3Mmzp8+fQIMKHUo0J6OMGktW7NhwqUGlDjWCtCj/6kEGDXYQaDXAwpMifoGeJh2bcKrFphklbkQrVizUsmkdljQb921Uu3anLp1L9yPeiW4xOu3blmxcvYbzEk4cdfFIxlAdB/4LV7JlwZAzU5bKuTBfs5s/Y67MMTRgj6bVojZ8t7RmpI3Pvvbs2jTttbNb47ate3Tm2743A3/Mm21wxsNlF4eNezfmwJeV/679OvVrkaSnxnzpCt52lCdVyhzfnXvR8+jTq19vtDfosbSzPz8emZ9VDVrz5zdgRlRsyda1NdhkvRmH2IDO/UUYgnQpCBF11smHmHRoRVgYUxR2dlmA71ko4YLVbRiih6dFZ+J8xDGXomKW1fcQiwDC/yeiixNq2CBsot0Y34OLGZfjezt+6BeOJfblY5E6tqYaiEH+B6SSPDIJpWqiUZmhhY7ReOKWD4lUV2L9iLdSmCu99F1N4NXE3ppstpneUU1qOd9giv2IIQYe6KeAAlhpBQUYrXzJW49XugaccILaOCSiJNZIoJAgLicfgzXmBemLIzp5IGtcNhojh1y2mCmJ9VWZKKWFIpogSJ5iiOVqwiHIoYGpykgrpstdWGupKuI63a2n2tprsLzq6iujwz7KKbDK1pnss5MetiWo9I1qrUTYSfadmeOldFJK3LlEnpvklmsuTkcxu6qVBA65bmeeJNEAFBfgENY+GDSglQIs+P+D6qK5ScjXkTf+u2uUT4rqLKqkxnhcs5xqCqGiWea2acMzWkxow62GeqKs7r275KdIRkyynUbKuDHCSV</text:p>
      <text:p text:style-name="Standard">bI8pMuX2rolBK7S7PBcyZacZwO39xzzDWvxvPOPgO9F49HY7zyyB6H6mWE34oXNbczidlSK+dmrfWbRMLYnJMLv+zqUzDAkMZX/EgiSQv6QsHEKRB7nXKGXx/pYNwlTxw2tRgem3ekv5aMs294y3ztySpPmyniqjYNOMeHK4sp3qwuPjHAfFfbuMgmE8uZurNCG7DouUocurGeD0x64KgXfhroo7ceYnKPOVe72Ix3fjDkJHqpLXnedRtemcCbt/XxyPv/lO6zBzdp84qJ+4M2P9P7ly8CUBiAQ8aS/qc67bBWLPfzuVtpcMdJPjz75B1SvDRy7SvNPfziH/6q49GBrG7z80cr5+N/K5j74vcznRFqaAf0GdGMVkDJJZCBCzSglCD4QAnOrWgWZFfq6JcylOEvOv/wEJnAM0KqpclqWEueClUIJwz+C1h7C1qKFLKPffCDEIR4CJ62sr31Ec1vOeOZqQY1Ngehb2au69+yFDU4IE5HbxoT4PiUSEQCbu6DleNd5DTEQKZBr4p0C1/mvvhEKG7udKaLXRpLpz/WrdGNbUSW7NAYR/jBjo1mFJbs5gg2aX0siruzn7V855htwaRb//CYGnnGtcJGbm15e6QczcjnNxpVBC1fwQAQsKe9sLwPWQJDGpEEWD4ZoqiUcDGc6zwotMv5kHmaUxwYi2gtWXIQgFq8IhYvOENTSrKUZFQlLb2IS9xJMYIOnKAFW7ZMmDWzUs+sHAKVmcwLUpCaA2xlFzMoykq+8pjC3CVoQjiiqI2pJSakyQlT6Mh2lquF27QZnYRFTOpARy6BEAUV2tYEeqzSl0hcJsHKeD/Oqa6gfdtgEwNpPsEh7p/DBOTFEvdH+U1Ul+I0qCC7R5ptGg6hYYwoRr05UoVSDI8a/d4b5bhSO66OpXU04ktdykeUxrJYLZVpJNt4u3Bi7pYM3f/o+gi5mG0FbybDW2R5ZOLOproJkjVzVrtaGcwiHe0inrgKAkjAAk92cHRCSuUo26ewbJ6yfrxqIkil6crMqdWsVtSdSL9JRbjmMZcUzWjCpBNJkhrzp/6zqxgDGFefVsua0ZRnYrW52IReE7HVZGZknTlZaFaWrY+VLD0RpsF/ThGwANVrFskJNauV8JBIVaeanMra9cCzsSGTJCt7KdaEECIUDdAEFDJgr1nuFWJj9Shn6XpTUa71lCXNokt/tNAvQfSuQL2oYMFJXNB+VrQmxWtah5tE6V63nn69G3Sv69kAwnS8r5upTnO6xJrCEb0ajGl72StV+urRvjilFE//ZXPPipaxqtq1nEGIShhDnimR6FQqU4mSyH8ELyYQhknwyoRg4nUnJmVqbVGgOqD6gle9XOSvQsIiBzroCwEGsEIgvOrdJV5qoG9tbnhDK+NA9le5Y0zoqso7T+rWGMDTFWqnJGpdoZIXu7ejbWEJm0cg5y+vxTRsVSkbZPZllsqzndmVLVvl4DJZy7CtW5iD2OVDfc6q3cwulHH8VyRfjLTVMSdLwIXaq61zwyRkST/Uc5KZaJgor52qY4t7WdsZ9yCBwMAAtMJVT+Twv+nzXIFMOuP/pVTNH2bfc+vaUC/WuNNr5vGXL/1j+Mq1xVkWbYA9ZaruLpmVma7lYH1b/+lQd/eO7yV1muXrYVOL1b3n1fWv8XtmYNOU2CrVrz1FLGVfB23VQrYIgftiYHGNSTzckYm4XFGUPh+SEQ/+NnheokhugevPQ+GwkydJ1aBq+j+KkMP1QMCvNBDChl8FJY3HuqmyHjm06L1xkZP7buiJOslsbjaQU41pW0f51M4OsJt/Ky2c0Zpz6/b3qGfd5oR3fNKxFnOhGTvyQZcczCcXeZlB/nEyM7ynY4Y5cEM8bFG/vFYT17g/4JyaEXpr3HW2CZrYKRQMI5glRw+T8MCdWqX7Gd1BCXTHYbjZcNbWuWxjNAvsTekE1potwu1odaFrc4AmDeL5ho+cPn3o7//K+uEhT/txUb1xcUL7Va2O7sD/GusjLtzhbw84roNd3GRHnN9BHTav77v4/B4efAePbcMhvzqYl/rvH767IDcybboYGJHlVmq3xQXuCJs+wd9aJIbHk0huIw/pKMFJn1vhep6oW9Ls1rG7VVQRfPtjn4yGgVcHFzqfXpWsqGTy5ZcrdyK/L/IF5/jyoe/xuX9S79I38sozul+LO3/K/NN5y+e6/H9bue7Mjnn6U+5y9J+f/TJfud3Gv375d43+7696bDq7+etPH7tKwXOaIWendWBDdxOAlmd6pnThgVRMZ2dh4oCxhzwRZibBEx7Kg3gqN2Pwd2jQQQhrc2Ip5h//LgRw0dc9BDV2c1V23vd1toQ+bHd1bud31ed+NXhxe3dz+KN5xcdd2JeDgwWEluaCWUaDRGhs69V4xYZs6YWE86WEhidskyaFA4V5u/Z4khd9AgclQ3ZxPLhFnHcZn9cd12Zh2mY8Q+FtEBZupTduFQY8q9cdfZY8SaVntEd7GQh2jDd1pvZuA5J1KKZiBuFJ5wNWJniIfuR/oVZ+LtZ8OAg41NdXOGciOUaFgOdjaJd9mpdzbKVkdDeEfpVxyfdkoEh3uYNM9jdNkJWKClRBHZh/OuhlcRd/sWhmBzVcNdd/D8eJaBURAhgaPveG6WRnq5VuLbGASedtK7EdpqVt/8s4gcfzHRV4dBkoieATQzFWcRDhCZCAH4FIPXLxS7ykZmXXcD92i5UoYpvGaRYTgyUIKRaFibP4apAmj5f4QV/IUfu3QexIS0IIV0Zojqa0VnSEhYN3bFDYhEwYXwYJYr1miZRXkLrnK5YXKumYj4EXhpYxhseYYNmGhkLRehJ2ehFGZ6mXbXF4Ev9Qe1tDQgjmYHfIkjqhbpbiXO3mgn64EdejH1mhFVmRFQYAA6+gCPOkj1LSM72oS4wYNvYoXooTiQBXivR4c1rUhd/3j3jFixOpjZ/ocGt3j+RHiWBJdhqHirXIcs02f2l5f2upipp1lmqJiGgpl3Epg/uYi/+Qk5RyyYl48YuQQYDYFnQohIDGeE56hmAI5oDWJh4imRKM8A9EpzUXhloriXTVGJWEFmRX9yj+kHUgoB+guRUqFgho05aJJ5AFYX1sxoJ7RXBdaRvuGHbPlpFTuZeHd5blqJUYKVMjI5tiCWt8qJq0aYVFKGCRd5BJ2JBO+JCFp5AJyZAQmYXrg5xPeJOJuCNWWVK7aZwd0Xlm8YBUIzWBGS4gGRR99mBseEgmCXTmJi57JpNZs4Ar8Q8o4Qp42BM0yRp914e8xxH7YGKhGaApNnyTZ4P/l3xes5Sb1ZSZWEBVlI3zGJZUqYu/eZWaqH0Ryn3L5n1G+JVSuXekuH3/uFeW2ASXbEmXJ8p2bollNmiL+CeLL+qiphlPNBcyeamIWgl3COGXlJF6K5FIxHMmxAiNRSc1C3iYS7eY1+aAkJk8a2geL/GS+AlLIKqZXDgWObQP/mBD+yAHXaql/kEP+IAP/OAfpVaUzLedIcqajlKPing/7riOxGl/TlmhAYmVMeo427ldYudqIQqPwamCbHqhR+Z3NjWnVXiaiXqEi1qg1MmciKqBjuqQe7iVW+gy2fmDeyqo0iaGqgd6Hil6RKGG6Hl6FHaS45GS78kmKnlOQBoePgoP9BmTtLdty/iOZvWc6rhvihUgGXqgCBo9dnpmEMqp9QN9xapwiuqI/8Zam7iJoRYKgBvqrHLloSIqjnqprNh6fatooivKZd7aiiXaonOpouLareRal+fKfze6iznKoATBo2ACgQlmgHeWgD+HjEgngWTYkVXzmJH5JqR3VOL2kSuJmGnCEowgddmqfpv5G3U6rNgIrRmqZMKpK655g99krto5nBqrrc0ZsdRasTtIsRCLZn76p1EVqOk4qBIKeB2KkMq5kFcYnY9aqSFbszmreDOrqzxrqS+DqS+oqSbbrmbhndqxbRKGVKdFngs2FCJpeum5nmZodOS2kqz6o3MGe6olq/VJe+RRqzCBqx6kqzmppxTaphPXMQq6XfA6lsd0cMlqm4zKrP8ta7dwu6xZ+a4AY41p602i2LBtS64cWFcsSrLqapbpmqINxIpbhlnqB4uLK0TchJdgyKx8O7IDIa94EauoKqSqRaRRl2fJyICKWTVLCh4AyybcIo0Ea7DkZmev6goMy61WKrR7m6kT+4Vr6rEIl7F4GrEyJpsMEo/U6jFGq6MfqlebOii+ObShJDN36ruo+bFeWZ02S6mOl73LibORGpFq5LNTuLPj+zW9dH7AepFFe7l0gbQgwZE/R2cf+bRCcZ4kKW6nyp7qOR6ruibyyYAJq04wuVT2yR23Srx5Y7b9ibbJ24k5x7YSm15z+4h6WV5UGooqK7KWuLyvSbjrq8H/mZt/wZurQZu3gfumEQyy/5a4rui4kQujM/rCMoqi3wq5rwjDbXeXNsq+SxbC1ksSnEsWQCqeQYpIBxiwPwFuhsmAR2dtqCUmidkSq7smT1qwZzguTRc1J7GwFwxFt6uNVWmRgbOpvTu9GPuDbztSC2WXs2XGOYu8PJzGecrAH7w4z+tfObKfwjm9fMydzSmdEkm+jXqc2ruE4jvI01nIUSjIkqqFJbyF4jeDdXyxHOG+HwG/wlg89GueqSpupuqe+mu1Kgmf6KF0Y0KfAXxCqGzA3QGZUZqfwLuOxwfHDUxJbgbBGSzBeAvCkdx1XWx+WNjBvLzLItq8c6ybmvuh/4H1rNuqo7mswnD7uIp1wzPMsTJcro0brtJMci48c0O0w8bbYj48wvEqQiekSMwodGmCZ1qbjEd3uhDoxFPMHtL4xAS8bf+gxKa8tbTbxXOKfGxMvYKry2qaMS7bbrH8sjhIfDkccpRshbQs0IR6rWJszL7aoAxqkwoNkH4cqdLb0adJsz/LyOB7qMta0rlG0oAcvj1rnZd6newInBaNxiBhyR7BjMPYtKKahqT3bWyIbZlsbqyHtf6rtT2RyqsMtgWcE2Mbjgntp7Nc0XHs0tJaUIN7i3LMzGQpvEAYrPMYxnjspsIMreNMcYz8cmiq1cBMlr181XOszdfMwuOKuP+Mq7h0XcPT3M36d3a0Uss1WNYbHYAiZFqBaa9Cx85HiqRL54z+qrr0ybrf1hP3/JgxocXQyMVe/XEPm7vQu9d1XMYg/bs0PdbD7Evo2HIPjZNS7cYbHMIzDSpr/Y9f1sd7HNrVS87cK9Lle9IrbdJ1i9KE9729ndLmy1fpl77f99qjXdOeipKgaoYE3G2pWqr4y7/jqZ7uSdTsAcBHjSYqWZ8uodRMvTwUrFFn2zRgbdZV/Upu3VBZ7cEv28x7VNqBTcxPXd/KqtyArVwTTd9sPYr9GOBtrbJ2nadyja53fa5vObkKfrgGzriPxa5TXWT73doMEcRv8arx29P9Grr/SKw8HZnYLEGGBKtOEYhOTUrFlMkT4QJhB3tO3pIT/YzCpbjZ0aa7ns27Bi3RZ+zf/S3WCBdL7MfacprC0Xqbrj3J7MvBP0zCtf3knErbG8vSuX3IjZzI3bu9Kn2zWi7c+/NGFYnjkqzcTP4RNt0ROB10STW/5QkUUTuScK7PsVu14zafpHweczaY3o2Bs8fKMnHAQF6l+0jH4UzVqmac7e2ByQzf/Fnjl2bkX/23A17menvjFb5jFn7MwfLMdIvRF8rpg9vCcE3N2FzgMUzqB77gCU6j39zXE559l+7RFIHhSeGjay6YR4zYAKzY/ArF3rbFKU7PV8zmcM5tlc2Y/3mG2e9diPfE2WG9u+sL2pTM1yZ81tEcloL24xx839pe7bn5rmRej1pdt+Al5Xdr7hZqqMTN21xuyC1d5e++5YrsnFQdLZCc2YAa7pRu5mKotAeGqk5750fd02toqtoG8Nhd2dq9HqnctXa4Zyrh59wmh+Tt6Y8e1WLerI586FYN6VdK2owuhSnnFD6+0Yu+70g+6dEe6+9i7SR7WAIO4AMO6hGM4A+O19w86nqt8zzP4KyOZpZb6BTO8tULxOZsE+jM2B6O2KW7gP1qrycO7Hu2JgSsYNP4mEwLHrPbQk0eoQFN5GPNmmBPODyuw7GN5PveYY0I8l5v8Sfvwam9S//6jn0v7/Jig+6PiPeB7rvBze7zDp3ynuXuDu+EH/izaWjou9pEO/fjjhFnzhFpLqQ6bbCj2sltePmBSSb+rroI9phFPaT5aqRjUsDhbcBjW/Ih7bfKu/dBfsuI7vFCy/aa3pDCdEluX99df/vdnt9K3vhrayN+XcEzH/MDTfOc7uCnvvM+H9d1LerLj+oQXrngXPbgR/QYSutKYesFaMT3WphND6uLnVpR/N1Tzx5sTvCdPJmvmnqJpOy7f4hl4eyw39CfveNuTO0oL+v5T/LHhttSBhD++AkkONAgP4QJFS5k2BBhQYgGI0486NCiQooZJV7k2NFjQ40hN4okOdL/ZMSLKD92LFnSYkuTLE/OVJmS5k2BMmHWfInzJkeXFXOC9Kly6FCGO4UmRLpQ6VGmPZU+jOrwadWKSYtupNqV6NSlNq1mxVpwpcerNq+u3Urx7Ft+/+AuZNTPlV14de+2gtevXyu7gV3Bu+vq32HEiRX3vVvXcd5+jv/i9Qu4cOS/kBVv5ty53z94gEX79Ru6NODKhVsNdrXaLyOfc6PClP2WrVvbtXVrZYtxN1WRwHPf/i217dKmaIVrLH7crFrnM5svP66b+HWy07UDlc47+vPmzGUH303e+s/y6M+L5+4VN1yo1JOvjN8dftmYc+u/z+0+/33/eDprv+74M8qp/+/+G07B7RqcLcGQ/rmtL75Qy6wxvEQzTbTOOKsLtb5IE9GvwQDTa8PS7nrNrw5bTOwy1iKDDEMaTaOQNMtg4y6tBbHjrziwfEzwt+eI+6gp2oCE0L7xfEvyyCXng5K98KLMrsfqHGxSSC7V+4orIq2U0sksoePRzOh0GnLHNdF0qz7vkoQTwSCxinMr/8aq06s7g5qTTDntpDPLPxHUkyjhtDvzyy4b1XIhuXTTK7BJQbRMMMFc7OwxTmW8tB/TCoPMRE1LNfXUzWCj8r4nH33QyP5cVa43Qbf8SRRc/ZGDEPqs1BLWMdk0b70y3WxTyUVZFXNJWWVdFdA0pxu21/9nlf1RPy9tvdZaBmWSrzYCBew1QDABRK7cWKESF0pywUv31SvZPfdAng6EllZu3W22SkcJkhDCyia7kcbMRqsQVcRCHBFUEier1DQWWUR4YooV0/FQsAZcdlpi/dw4WmK/bTWlQPxRRJGH9uGVY2y7VPJYNZOlNtuOmQUX5n2N7fdjncPEblY8hQXZOJn7LBbjoZEObkweCxUZPafXjLrpWuH1mM9BA8X63tjC6ulQrRKVNumsP3Y050hrY4QwSjNk+FJRC6sYs7Ul+5CyyS6rq2K++9Zx2ymDznlZcwdndOhgZ2bvAQIYqKIflPcBumhkbdaW5ny7nhznmkfGcmf/lg1PD3CrBa+82p4TD5x0xbvNXN+Wmfz85nbjVa521b+e13Zvd899LNxp9114dfMzEEwkCY99XdFfN/vftSqDOFTMSix4slYoJk3hEa0/cTTGJO57/FIvPjwojUFH9+ZA1Uc9/dI91/MBE2gYQxAPMJBc88t/5pdsogFwc++DH6z6Z7rmGc19vgog8wbIOaXJ7nxHm6D8ypaxBlJQgfyLH9Sq9jTxTC1aItyT7ai2tQ6G8INSWyEKxeabF54OgRc0G88GlzbZTGowlcIRpmBEPiAGUYipkuDqONis/ckBI7DwhyT84Y+SYU4sCeRaq34nNP7s4BBHGMMgHGAKeuwP/4sz/J8Bl1fE2YUughgcnQCNuEDWUbGA61ujFA8YxyryrnUO3CMdnXfF1PlMj1MsHuzkVchB6g6RgDTU8JoUvEc6ElvBW2TZsCakO8qxczX011MSEzALWWZG19NQ9oZ4SlRWzHx5JGAdXeYPQlDBAxqwAwJsCQUmwOAVgXhjgThJxgWB8IgYgwADuDiIAcAAmA80oyDZmEELxsyOf1wmM4cpRzjWMJCMTKEGt2lN9EGzmsJUYzfLSc5sndCEI1yhOpnGTheyMJ7uFKcK4znPKxVPUW785c6ah8OVJGZtenOb9GDENsOkUqELdZGq/AhO1z0qJ5BogC0talEoGMAM1/8EniYZeM8+iisQO1jDERyQBEkogldjDOfY/JdJQ6Zxmht85hmjCdFserSNfKRhK2WKR46GNJHS5ClEnRnROU5SkuaqZCSbqtSnMrV0Tp0qVDv4LWhdUnnO0yk1GwW9tnzyegOT0V5I+ReGplWtiFklBL/pP0IoIgkasKUXFKAAut6SCTjgZT2R18+gBg6dPqUOPwghECXigx+BEMVMiWo5Gd6UlYH1a0zZ51acopGK2XRZZYc6Wcm6MrM+bWYFx/lRz1arhO9cbWr/is/WihY3JCRUO+GpR9Yi6qEw1Sxgz5ZAgH5EoJjiYcBglKm1JlehDuWmOXfroJzgCgac2Kj/J54oCioMwJYkYEEgYNHbRiaQl4qAYk6uK5EnUsUTA9GVHHIiOfMmZH+8VNk+9pETRUhOidYdiUBEEd+GiJEfivDEf0EiuSjmZL0E8ceCB6KygfS1r/wQsEIqjEKIrOwViPVmZo/aUpZidrRIHbH6unrZooL2uT8F7zmNulMS99KyQm2u0d6FVaviWKo6vjF4FVnVHfu4o5WMqvF6ys+enXiOnHWOWDVk0LKe9WDKpfIQzUe5tzIwJ4FYr0I8wUuKIgAKTQhxkXwrHV4pcbHnJQrKFrvSxVJYIe5tbBL5oWY1kxdXCJkwgu57ZyUSJBD5pbA/JAcLxuaHlyUr2Sv2/yGKVHiC0ANOCK9SsZD17oOXFHHvphHCK1y9Ijt9bSKFL5zlGauYsKZNMYtd7NpW54zJmHStTZHs1zJTtrQ01TVkZWtHra0ztqz2JWxra+xg5zbZsPZa4nIbthW7msSz9rWSLyJQhFYvM8YVDEKr/G0gOpS3sX5ZyrAWCAxUFAoXIHWMQdosf+hjBwygARe7SAMHZCCuTdkH/TrARTwEAQtU6HJBFEEAFwgCCJLwNw0G4cUkKIKXjHMBHpyA0qUQoAM0CIIHElLMY3ZxEGMYAAYai6BBP3HeHXj4IPCtb0IkOCH+PsLDHTDwPitEFIyj9xh87vKTqnkjg8bAEJ5Qg/8FzCAVoSV2jY+86sGetsSf/fUCrc1VGgv5sa+GOq5hTG7RfjjaW9cYJHOsdWgXuexL7TFQdav2cQ2vyPZyLohlfPW7U5skTp7epb4nZXAHnm8Xw3LVtSwUABu6BepmAXl/fWbmgLyLIh8EHsaABWV2BRYa7yIeWu5yD6zSHwhXOEmP4PAxWB6ZwwjESFl+eUk8ZM/0owEeBmCKKD7AmJ7HQ+8HgYVhfNfMgSimC3ze+d7TwAM5Z9y/J3985ZtB5gKZ9/Gtjwf8Bdop+hjACHzgAz8UoQBLdmzU3c7rVNu6pmR/9eD0jlr0Uz3+XVcxs4u666f3Gl/2X/HVhH3s/1v/NsMzM2QLGtoSwKYzMpB6tkZKP/Irp/crPLxTiM4gmFDyIeQSPA08FXFTP3fbp/ASiE0jhFWgKxKwgjRAmVZzuubQvZoDuiVYgo0TBOBrN33QuJqjASxgAAbogC4KggzoQNLrgDl4OHzbuIcLgiRACPoxvi/is77SoiMQhAHYH3+gnxiMQR+kwtibs++SAzmYt2MShDlwgDXYOCBECFHgpRt8PR00AXobuY6rsB1YgofDA3xjABmkAfxphQfhBwjQgO/zAaSbAfiirPxjwbobu0W0u3FjxAEErAkUqgdERFSjuvPzuk1ywFwTO04MpNthu7WDu0MCsrb7wLczxVFU/8W4IzJTpDvzKz/TmsRL/CpP4gy+gLKBkrLQ2EBfLJ9GxETIg5eugCU5Wzwxa4JTODX0obaB0DgaUD5JAENH44cHIISVQYgw/DcqhAHJeQXdq7eTUkOEQLjKi8YMcAU5EAUppMFh8IQ00LhBAEKBWDBR4LyTmjBYEIX1ggWQW72CWwgXHAMaK</text:p>
      <text:p text:style-name="Standard">LlASIOJ2wEMkITWQwjTQyYY0BV/KL4xcABOoDA1k0clxAd/gA37IoQHEJQHaICj+76ky7oUwz/2g0SUlDpVQ0VZG8bOMrxNdMlEjBeVDMb7q7b587GcRCev6UkCDEADtK1hE8pm4788SUC6czbjSDv5W0nWicBbQ/+buahAbcvFvOk2uflFr9yUqHQuw5GSocAATsiANvAABbilC6CHwgKaBIIiftA4PGiARliIVEgFAbvCWYjG21svlSKEHaiFefQ4flgwhKu5IYCEjhwIf0OmhSQ+YyI5DMAHJrLGySw5UTMJF6RBGOgz84JGaZSE+SIERoi9htQ940umvkKZ6uu42BMFOaA9yNyImLu0sBCFFuCD76sDA+ArRwTFr7PEWGy/vINJpPQnWiS7SjTOSyS/4fxETUQx5Ay76IxKUgzF7Oyd7WwPUWxFVixFHlvFp+ExWLQhrFvO5OQksGqJzrCUtrGeCsGer6xPi9HJ46S12eIHZLyoMXv/xz+rv5f0H4njPCAkryeSg0M0rzrkQyBYtEVrQpK7SzCcSx90AEhIBYlbw3vsADxwgGFYOkIwASdMgs3kB5KaR5RSLPlaLE8oJvsZANI8iAoNxw+FAUU4ucUSoz0Tw46Lq4YMBNWEyNQk0YpMAlHYRzk7TBjSRpWBhCaAAXrIueesRZZ8yQahNWkDO2eRSfRkyutkOiyNxPT7SfgDUzwy06lQtqIsQP9j0zdVyqC8yaaU06gxNqhUxPW00veztuDyCKwsrq08roSyT/vsQGlzP7HQzYq6qFtqgmFoLAfk0vRIiIcsyIWcr6qAxovjE3w0BTebSxdApkZoSKbglZQb/wiSEoQ5VJkRdQGTMgXpcMHVa7dN06L78YC9RB4DXUJ+YNFyZLkvQhle6oM1GARBwNSEWEMHww9JE9BK9ERZLM5pnboao0rpxLuu278wZUn6myxp1VPinE7eok6nC5crxY/xBM91FU+0a8Dw1M6rYpLz1FKZUk809a32LIr3DBG+aAy2mc9SMlRDJbwOW8862c9XEAW3lAMMyIC1FLML8ENwpdOt2jR5hL4BaAFG0D41pMubMwECqAITINkq6MGKNIWLScwBaIQ0+KAr7LnbWyyQo0J6CFWngNHL+0wnIYA1CLgMoFIYwkcsMNmSNQE4vFBQHYid47yHY1Us4FiBUP/Bg0gOTly/M83PsJRKm0RKa8NWzBJTMkU7yZLArLXYNOVJtHU3bqXWpdzTOR3QpBzbt11bAqHbuA2vQcnT7Sg8sBXbG7pKzrBAf/UhbyPY+kRUrRXXUNSdhVCEVMAAILAlBWCBd6vOKmEKWJg3+/G81HMAIKhMiUC43itd07W83nOAJsDN0RtVB8AAN6skjUwCyQHZJWw9lRhIGT3EhAgEaBwCJMUxOSAA+/G50+294xvWk/OuwYxGPOyifHOiw4HWu+vWTJzJyOpaL3VObX3Xtq3JWONeYQrX7M1WYiNfGKOqdpXX9eXOeHXf9vXO7iSkeT2eoaTWTMwjfEXYftr/173DxdOIzw1BEVNCXK802OAc2/YpNoR4NGZFRhDIgM3kGGe8MzFqPfpZA+e9n2QqOM7rvJE73iMVBTdj2RBtUoaoWeCjTdYkC4LQ2QF4R83z3TWoyKC1Cd/1weMz3cmzOVOIvUOEBVjAABPYOOTd2Xabj6sdp+8dsSzdKg/MX1f5W34CXP4FuwQORq4lLbWV251sYi9eH3rC2wNsU6KMUzI2SgB0SrCBV8bFTz7d3q3dlz/tiEANDPgkVLxBFbuREcn41x4iKBMpjboAFVGCT1Ai4MmQHlDCkemRDAxZm1ZQ3Fyj1LWTX99AN+1aN77iBx2d3rjkM0LQr4cghNk0/4GSGoMj8IAutFAvukiMCNBfHd1RbVncvRdPoL2KhAEpVD7QrAghNabf41mqwBWSytVCozQLXqxUaD2QZcwnmlrHwwdFkAR4xM1EeyJYeMwxSEMoOjmCUCLcFMvjNNdxxV7y/VY5luKv9V4R29KhymJeQ99upWfwlaGzY+ektGR0Nd+l1Od+nuOANrN6eS38BOh3PTEqvo5+1UU8xh4U6WOJxgyt3J4RCdgom8/wWZEVMSuCORFCZZtd1KEo2yERmR4SQeBqxV88QeMGxoBNbgKGLM8wBpaECFX8Goh/TCYVNL2LG2d1LUdYfV0yYYj8OmYglMcn1KqJlFnWMzA+8/8HMRxmZVZDU+WHza3hk8Lp7EBNrfAEXMUf/bkzhRA1QqCDKIXqLbZWc9bnOLZkt9WphT5YK7bbhB7fxWXrMu3ig04kNeXJo7Trug3jwYbjvI3rMnbpjvIOvt0nrF1nvt7fhrhjsxoYwsi2wSgNzd5shmmbuqEbisYbuKFoyOiLuqAQjA6YGzEYFAkYQ9427CENSIaMQqbkSGznYlysQNCHDDBBFkjBOHvKUF4OoVOIcKzIYVgZycO8dkMUebRlTyPGpq65HXTQLpwT3Y29oUhNBhjVjiM0HZUDHUE0ySs5YE0IoVPBP3uOnctMGfaKFiCDK/AB38TrrItid7bXdL7/675+Kck+suZc6UqOMbEV33muZwS/Z7E7RX7GjwY3uyBDaAhncCMr6Pv90mj9b5aea38B4NeuEYO5nomWaJRemBAxq78DERXBjI7Om1Ei6RgRlUkBaW3DEIWxkL9wBZWWYirGsAcAglqCAjCYUS+pYKgIQwzoh4FYR5XTYBokzSYaPZajwhY4BeDAAALAAMJj2VKdsPngpZQSzTkwqRuuCoiAYQyY4Dv7r1c45oDzAFdYZsahgu/SRqcdAIKj0R0gACrwLpR5AIX05NbjJU/w2cJ0MPMayScYRACwglOT27U+V+3Va8ytabmG7Jysa0tv8G3Vv3f+azDub0oPFgSE/9vE7ppTJ49U9yA3RfUW+r/Gdim6xvSq1PCEoGzYHu3jWpjO7nXPphvavpBAxou7KWQZMa6+C2CBjW1GZvaxAnYQ/5sB92eJYsIMyIS7aoC7ctTfFNq9He6K2GYT4CJ8cwAGcACWGzkHqASMCMeRi0ZzR/fauziqHV4nHAYHr1pPLqbK42CT81Q9zMIpdwAHWIKCTwIMmLDmazl800KOywBNsy/MRD0YlEFBGISLo2byotWGXwJD2Dif+yKgNogHSID5NklDFHDuNdtNr3T+U0SqtHX9bUm3ztffYToDzz97bus5rtiaZFf+3ud0/WeXH2jieV9Mpmn7nVP9pkRb5/9wMWloYeehZeeLThlx2Obs7UHxgIWYwDDtEPm7j8aLkAZYgjH7thERwIAYHZ95mj8zqpBcR/XPJsAB4KYSI8cK1VRl62u5i6OHLXNMlPU9kfM8JRSj1iVVoFZihFAEfagfOWTl3O7Q2nu4HjbCy3tqPlt4yzPe3us4RGOwJjymlrv4gPNVLqtZzwvh0n1ClfCEAXiCHwC/Rn90LZ52nofrl3d5lu4qqIfASW95apdnn9/93AH1T4/ssyXnVbenM3b1Vld1NS51wT5sNY71Mqqm3w96ycb1PMZstrloi97sSAbtPxZt4nIY2Q5gs2r2EF921x7gRn6NUcKQyBgkTa//9s2fXEe1AwMAiCZmAuFTxO8gwoT8/C1U6PAhxIgSGR6k2NCfpx0MOtAYhGfQGBoOkhDaR5FhqlSwMm6kMWbQIJEEMNCreJBAhzEDGokS1dAmQ4sMFRFY89KBqUAOGeIECdPpmKhRB2B41bAnrAcmlnTEE3IkPH77EIryREgjx6cyYSjdN9YTAQY0aHz8SAMLpIgM5WAY8uTHggvfgF78KXFp4aCGDyNU7DhxYcYJH1OGXNmiZMmXLUfO/HAzaM6hK3subfq0aNOjOaPWm5p05tWYIYZuPTm17ca4c7/mTRh27tqMhep+3Jr478WqdSefXRo5a9TQgS+32dwwdePK/2X3Ph7dN3jP3Mf3Jm/+H/r06FvB69evVT9X8BjFf2+fPXz4jOb3o++/P4D7wddPe+4VWGB9+sUHT34ELugefRAmuCB9rgBoIYbwYEhhfRVqeCGH7rmHn4GMMHKdYuKVt6J52DUUCIx7UWQQQgZtVhyLOcIGHT+i+EMIPzH6A4scr8ASyGw0IvQKPWPBYlIgYxkmByGE+JMKjLchVtErPjIEI5ApinKLJxbB6BNFohTjk0KKBEKmP4GIotRBngTZoz9uyckmI3K45Rab/OATSJn++INVnibdlmKQtxgaSEpKurbacCt6R2l4OLbI6KU6Zgrepp6Gyulnlto2amencf+n4o0Tiaocba86V2qoldZ6GKq24sajQi1aB6umpvK6aI6/zoribsMGi6myWtJaKmGf+jqprNWS9ym2maq3bXryDfjeh/JtaKGIIiKIoHsW+sfffwLWRyB8G9KnYHv7jbjgt+yNyCCD99m377359kvguvJCGFt32Z7qaqwMK1ypscDOSp2LvaYaMaPN6mZnQoH+Gi1mJ2l5rHPHWieyxdRqh3CrLBfLqrXABvfqzKja/DDOu7l8babT7qyzyhd3SrF0QA8NmW/C1fwdwtd5h7HQKkJN6nPMMV311DJrZnWr2XU2280m67pyztiGHfPZ/nC7dnrxgtgg3OyyG2B//On/W265BXr79sAfSijh3up+WGF94w4+eOF1G1xufgWamPDYaNOs88o3pi2s1ckF2/B0Wke85WJe7/hx5x+f7GLG0Z6uemQoP6t00C0vh6m0ki/Nc9kwX767q7QXffPRsm8tPLE+x/5y75Mnb3ysty7fncnTaix95hbzPL2nn7+OuemgIzYxjrXjvj3vZ+d+fkRss23hgP2KW7jfeDtoYLnq0r3ff/EW6LZ889YtYXvcli8DwQ1cDboXvMAVMBHhL3EROhGuIIe+CFLQehPEGuqeZcHUaQ96m6uYBl3TQddlkHQNCx20WFcypP2MbJHz3QurJb7sLax8yLtg0ljYQlOF/4d5EVzVD6OmKqP97mpFJNoQiZdEI+rOcxUkjgullkGqSRGKQtxa1sT2xGVNcTtf26AMj3hFHM5OcjY8j/q4pT/Cxa1BDXzj/exzIPmlyz4eOuCDAFSvCfWvQ/AbF4fs9z7C9ZFxfXPFiZRIPjO+rDZkOyMNeeVCKpqwgxADncgeGZ2QVe+LmbMiB7vYSU6KDYaLROLwJNhD29WQhmRsHiMheUoditF5ZYRdE6MYsxgC8Xnjg6UPv6e845lycti7Xie5KJxjNjKZyOqaM6NJRSvOsJezhGQwX5mzNHJrb/vKECDpSD9z+XFd7XIfAR1oRwaKiD3eVKAB79MvgS1wX//tK5gfWwFBYDJRm06klj9FWEIwclF1yAGidrQ4xoFm0otQ614lYZU6aiIrlajkZzGJOcwcZnOH2KRlQMVYtY7WUpVBtOYieYPLklLyliBl6T8t+lKXPq2LChUoKGN6wpzedKcFLVoWbUpQLwIPpiGF6UfLx031uY2N/mqcOeOYP3TlTUR7Y2O/2kOu/ynOPoIT5B8diDh5hQtAjIMnIvspzKRu0pVsZVb1dBk9TNaUa5Rra8pCOKycGjR8zpIoL2OK0lyqtZW5MuwNj/pWRoJRkR51pUsdG1iNrnStkMVoYq9pUsv+UrO4pB5En4lXrYGWtJGU5mlDi1rwsQ5Ul23/bCwZe1ScLXV9cvRqWd8nP3Sdy35wzF8e+Qcg9kTIrF7917/m+dSBJbdx9aybh+zXH8zq0p89PeFs7dpap40ulMhMUU+1yNfvdC6Uo/ykJ5FW2eLNlLKF5WwYV0nSwC42u0cjbEaDt1n3OlayJ23vSN8r0+oG+KL41el/gSrUmvJ0YUFl8E+HGNQGs9d05jOqfR+72N3Vdm1NxZc83Ti3qAJ3fuN0EPsupFwCbZU+e2TfWPkDzsR9VcVgLWQ7/9WKtBIYthtWpgd/PDoLLzSFeb1uNDFHGpLh1JkUTWgyNTbZ//qXvwgucHyRSsSACnmX8O0xfTOr4SJT2Ynz9bIv/8XsYx5aucqHXfOQTYtM1ZZ2rnOWczNVS2eJ+VW+ahZtlw2c4dx0uMMz3lBV6ag3qdLNnenMkP/sZVZ0wieA7VQuie42QIHds6sZ0ueXyXxBJA+6yds9rXkRKmA9/zTODU21T1nY4PWKFsv59eyftVzlNP+41LYe864PHGxAv3fY7AXzgEVd5pb+mtnCdi2yjxzh6ixYwRS29rQxOOtpQ/nYGz2wr5cd27cWutz/KCBU7zfi4fKWnHVUEIy/1WJ2whishFwQID107/0sLsck4jGCA/1FgZtPksrOq12RrFC4KpLJSdZenOmq35sOFthXfnbFMb7qCRL820Amdag7a/9xkMNZ3IJGc5sF/OaUn3zlJfcuy0Fo5zzjWdV7vrN4ASptkvN6yx8fd5bDTWhzGzq38aPqibXK6HXp714GI26JHORoeoa46gic5/6Q28D3sW+fbFas0F17aurtNWG0RvjxNDdwWSeZwtuW7NlDvnFiZ3zi+x050J0d9or2PO6RvTuuT+5z93J07oRX6eCfXfhoQxzAW3QatiEv4WpPftuSZ7u3z0zdvW++46MieofbuE4Sx7HS46Rqiu9423kD7rj8tjGNOxTjG/PnrA0CON5lmffdUwpsB/feeCvYd6HK1Xt6Li/mBbpEZNfd5L/PfeLDbOzcef61a75d0DXO85//5/zWdFd59uXud5cHvthmXy3NZ27zmnOP/XBl9czpuv3OF7b63ue8ZECv/39YCOkmRpBvqdu8+A062Y9+OE6OwdjVoRvWIZC/2FPUvd6nMcI/EJt9zR/+UZSmwIAqNIErLNNPMBk0BZvCrd2rtdrDEd/3OZvfZV70vVyuLV8MOh9b4d/hlR/jQR+p2ZK4KR7iTZ9mLZ7jjZkQRhvy6Z2pGZ6zXFvlZVsVAdnldRv3fR242eAUBtr+ZeH+KchvqVv7iNO78U37zFu9fIijEc69cZ0f9RFZ9VvAuA8FXlfHrSDvyRYKUQ0MNAEV9INppZTDDN/bCY0cxtr5KV+zJZvg/5VftlyY3bUgx9Uh7yQb9vGg9v0g4N0f+YnfC2YiDLpZ+MEgCGmiFKpf+5Hi+7lfIZqZzi3hxUmf49kf4GWYFs6iuZFLu51YuoyYLjbdcfXRAf4NuKQYwMST6DkgfmTdt2xdWelTBVLhK2Eg55lX8XCgKZgBxyxZe43gxoHcRCWLeqXgg9Hh8B2isV1ONc0gIEKiFdKfCFofYt2fCzoiFIZZET5fEFpiIo4jPg6h/Nlj4+WgtF2etjlh06hgFKYXHQIh360jLF4GLT5kbUFduwggcv1f/azT3sgbAkKIGcrejYVVjUkgiODYAsVLHFZiJKpjr40MSMHAHnigfhkiO/9eIQoVZJOBYAhVYTpuX/M1IjrGHBKOmkraYeRMoschIj/upCp6IiWKIvg1ZSc+5VHG4zfO5CgCpXbhoMxhpSUZH7H04zneWkO+oCxCpFmeJVqmpVquJVu2pVu+JVzGpVzOJV3WpV3eJV7mpV7uJV/2pV/+JWAGpmAOJmEWpmEeJmImpmIuJmM2pmM+JmRGpmROJmVWpmVeJmZmpmZuJmd2pmd+JmiGpmiOJmmWpmmeJmqmpmquJmu2pmu+JmzGpmzOJm3Wpm3eJm7mpm7uJm/2pm/+ZmtaxT94gptkSXoAyZzwgycY553kpaE0ZxbKAT+kwUEAp3VeJ3Zmp3ZuJ3f/dqd3fidvLoR68MOT7AMhKMKXKIUo5KV1aCE/pAI/SCd4zid91qd93id+5qd+7id4+oObVGd68MM/pMKhjIWfUAR7ogeA7p8oSCeS8CeERqiETiiFVqiFXiiG0qJWMMARqIUDBChOuMQYeMUgOEEG/IPa4GUHDMJOBIIWigJO6ESGziiN1qiN3iiO5qiO7iiP9qiP/iiQBqmQDimRFqmRHimSJqmSLimTNqmTPimURqmUTimVVqmVXimWZqmWbimXdqmXfimYhqmYjimZlqmZnimapqmarimbtqmbvimcxqmczimd1qmd3ime5qme7imf9qmf/imgBqqgDiqhFqqh/x4qoiaqoi4qozaqoz4qpEaqpE4qpVaqpV4qpmaqpm4qp3aqp34qqIaqqI4qqZaqqZ4qqqaqqq4qq7aqq74qrMaqrM4qrdaqrd4qruaqru4qr/aqr/4qsAarsA4rsRarsR4rsiarsi4rszarsz4rtEartE4rtVartV4rtmartm4rt3art34ruIaruI4ruZaruZ4ruqaruq4ru7aru74rvMarvM4rvdarvd4rvuarvu4rv/arv/4rwAaswA4swRaswR4swiaswi4swzaswz4sxEasxE4sxVasxV4sxmasxm4sx3asx34syIasyI4syZasyZ4syqasyq4sy7asy74szP/GrMzOLM3WrM3eLM7mrM7uLM/2rM/+LNAGrdAOLdEWrdEeLdImrdIuLdM2rdM+LdRGrdROLdVWrdVeLdZmrdZuLdd2rdd+LdiGrdiOLdmWrdmeLdqmrdquLdu2rdu+LdzGrdzOLd3Wrd3eLd7mrd7uLd/2rd/+LeAGruAOLuEWruEeLuImruIuLuM2ruM+LuRGruROLuVWruVeLuZmruZuLud2rud+LuiGruiOLumWrumeLuqmruquLuu2ruu+LuzGruzOLu3Wru3eLu7mru7uLu/2ru/+LvAGr/AOL/EWr/EeL/Imr/IuL/M2r/M+L/RGr/ROL/VWr/VeL/Zmr/b/bi/3dq/3fi/4hq/4ji/5lq/5ni/6pq/6ri/7tq/7vi/8xq/8zi/91q/93i/+5q/+7i//9q///i8AB7AADzABF7ABHzACJ7ACLzADN7ADPzAER7AETzAFV7AFXzAGZ7AGbzAHd7AHfzAIh7AIjzAJl7AJnzAKp7AKrzALt7ALvzAMx7AMzzAN17AN3zAO57AO7zAP97AP/zAQB7EQDzERF7ERHzESJ7ESLzETN7ETPzEUR7EUTzEVV7EVXzEWZ7EWbzEXd7EXfzEYh7EYjzEZl7EZnzEap7EarzEbt7EbvzEcx7EczzEd17Ed3zEe57Ee7zEf97Ef/zEgB7IgDzIh/xeyIR8yIieyIi8yIzeyIz8yJEeyJE8yJVeyJV8yJmeyJm8yJ3eyJ38yKIeyKI8yKZeyKZ8yKqeyKq8yK7eyK78yLMeyLM8yLdeyLd8yLueyLu8yL/eyL/8yMAezMA8zMRezMR8zMiezMi8zMzezMz8zNEezNE8zNVezNV8zNmezNm8zN3ezN38zOIezOI8zOZezOZ8zOqezOq8zO7ezO78zPMezPM8zPdezPd8zPuezPu8zP/ezP/8zQAe0QA80QRe0QR80Qie0Qi80Qze0Qz80REe0RE80RVe0RV80Rme0Rm80R3e0R380SIe0SI80SZe0SZ80Sqe0Sq80S7e0S/+/NEzHtEzPNE3XtE3fNE7ntE7vNE/3tE//NFAHtVAPNVFPMT+gJ1L7Jz8AiSIwNVP7J1SjJ5BM9VJXNVJX9VMbxFVntVUrNVd/tSQkkoB2WFcbRFZDNVVTtVRjNVundVsf9Y/AtVmXNV1/dXUqgomgaFF7rVj0tYH2tVWMRWD7dXwStkmMxV8jtljkyWIrtmJL52MTNmT3tXRahXqWm2QbtmYfdmE7NmNztkkENmO/wmfzg1VMNmkr9mlntmKvJ0Mk53ru9dZ6hqTsXYqS9TpGkIKOtWxzLQzIwjwEd3CvQnDLAnEDd3Ent3LPA3Izt3A7t3A3N3Q/N3VXt3UjN3D/dwEVwAM8FNpvP7d0W7d1E/dwCzd5z8MqVAJ2K/d6Q3d7t7d1V4Iq2IEY1LcYKAAG9LbWUgF6V0J6z0MlVAKAA3h6F7h/H3h6CziCL/iCJ7iBP3iDH3iEE7iCr4IqqAIVmEG58fd/LziFd7iBS/iABziAK7iAj3iIQ7iDB7iKR/h/z8N8l0F9b4AC9IN+Zy0MjPiA67iCB/eJ9ziP63iQB3mPF/mOGzmSw/gelhsMdLiOv7iAOzmR+ziVD7iT//iQY3mSbzl913cZ4PeNY22O7/h/</text:p>
      <text:p text:style-name="Standard">lzmWC3mUnzmQa3mVn/iRU7maU/mLA3iGMzlwQ/mUx/lwp7mVGzmatzmgv7mg/wu4KmjAjI8AmIe51dKBf2e5nKsCnls4n7M5nsf5msN5f8t5kavCPMBAfhcaFRg5nmd6n2N6jzt5pJ86ll/5oAO6pHd5fSuAhit61WIAFdhDPNCBPdBBPOy6r/O6rvd6rv96PAj7rg87sOP6sSc7sOs6sCP7sg87tAt7rhd7PMBAbHcYBuB6shd7sAf7snN7uD87rle7snd7tX+7r1NBuqe7s+e6szt7uceDodu3ArgorVMtDLD7uz87s8N7tMf7v/e7vDP7uAc8sRM8HRT8teN7h+17wsf7rg/8uCP7wv86s198v0f7r3d8t387wFMBrItBJvB2vkftvm88w698wv+LO8X7O8LDfL8jO81zfIZ7ApNTgcz3+stX/LvH/LHHPM37e7tLvMEXe73HusOfPNTaurcH/NBHvcoP/cEb/MCne8vLPK/HQ1WUm9MXvM8L/dSvPNaPvcd7PNUnOxUoABJsgIxnwm0z/dNCvNVXfdib/dXPvMonfNoHfa9je85ze9HffdqXfdlnvc8XvdRHezzsgQZsgBq4vQLgvNxDbcovPtG/vOHjfdVLPbTnfbCzhdfz+9lrPudb/eDvPNjv/d7Tu31vQAO8QuU3Pen3/Or3vemLPe6LPbFTAQzcQuArfu6bPuYjft57PsUrwAZ4+b3P/tzf+uZDverzvu1/PvL/Z725c32219blrz7hn771q/7u1/3GI719k7zJO7/S2noGFMEkAIIlAIL8y/8kdMIEWIDG04Ep3DonGEARAMQUQICmRFGyx148Ogrt0XFIJ4OKKZ06TZoQog0Vh1QYxtOoSgGAipOmnLiwR6HGeGb4/XP5EmbMfxg4ZigyydLASToHTrDAkU5CjvFWGSgSJ2dJA00cKlRIBxIVKkxUxJk0qdPFjECfxkM5L6RAkiYRxotnz44YtWIUeJL5Fm5cuXPp1rV7F29evXv59vX7F3BgwYMJFzZ8GHFixYsZN3b8GHJkyZMpV7Z8GXNmzZs594VBxUORf4By4ty506fDhgkh/xbpZIkVoNOJTD5syHGVl9eyAVEsqGRh8IdMbvK2hHNKiCZdYQTC+zmezZ0DS8u2+LPhQo1MQLC6Sv1LyQsag5qlI8sLEkudSMsueNL8bTrET1esmLxJE40a1orJ5K+zAAUckMACDTwQwQQVXJDBBh18EMIIJZyQQgQxaMKmOKYA4AQAiujwQ5M4CYoOqejDCoAUJ+qEtvEaMqseL6zqZEMAJmIlDgCA04g14gZKZIIUXxsrP44weAUvMxbKAASSUgSxwxNEdEoq6XoLEoB/dmoRqIZWUWCkGgGwhMwJgBNuviJiI0hF9/7YSoH+FHCuwjrtvBPPPPXck88+/fwT0P9ABR00T3iosKmTE5SIijWOOBnxxegUiAMQn/SjAhIoprhOv4UgCcmSKd6UaqoYEhFPJYhAyMmgESFSgbQJDJAqHhhEwYumeLj7IorxPLKHI0g4cSooe9CjyCdgqchtIp/io2NSkkIYbw95DBBpEpN4jA6EgQyilcnXZEUprSfUagBJQtVdl9123X0X3njlnZfeeu1F7LPQsgXOKdZWE44JAFjxiVSHQtENELKWBOEL2prYw9E9rv1C1k7lUQCJKcbliAp7wk3kD1/N8ISQu6BDVNGzFjIvuOzouLZSC5gqcQ9OFBjIpE6ZnKKkraD6FIBKlTCLI1DHjWdYbmnUlr//tRRo6d6opZ6a6qqtvhrrrLXeGkKauLOkV4ZaDo6hUKCgVFtSqZCHOEsINssAJCb59jaFMrCDoD9skAciKEgalVhOrh2Y3+aeq8m1XvcY+1mzklCAlUTHI8+htgl2KCRWvkUzCbwTUSEjOpKAomEVbBiRYyrinvugONfKBGquZZ+d9tptvx333HXffbPPpFOUbBLFbohJSxD5aVuivIhtCtM5CQVMLkt0auIvFLYcBdVWZhLHKX6K58jY6VJSHkQVb0q4F0u0KVTkW17FDoGS6wIqyGlr46GmriVTUY6MclsJw+qYVyKCFJ9womlqmRPvGNhABz4QghGU4AQpCCF4/0SnCIA4n9g4uBCjdEJHM4NEa+IwktpkAAox6xRC0MMKULCIHEuhQkgStqiWEYciofrDw8wQCPHN5TOtSRS/hsc4owACAChI2nZcQ6ZsEQEidmjfpYKSG0qxx0zxuBgShjgUhfjoKpN4U5yQsIEy/KeCaVTjGtnYRje+EY5bw4A9uFNDebjqIVxxyOp6pZGawWw6liAL9y7nkHBpCDWzglZstGUPe1QiJF/QCZdg4IkfyiVX5jsTJ8iDtI4FB2Nzu8ClBCcw9lTEJBh02/fMwqRJxCYnFZvhmEwij3hAApJjIg0rWpSWDahhA+iK4zCJWUxjHhOZyVSmYmDQGla48P80JZGZfjyiEIy1CCWygBx7pCQ3g7ysCAAs0cuCZhEV3MRS0NPQCULXBRWsqZuUhMXh4qEvQETOPSeYJvpehgQuEQVyVummKCUmGjONCBKAnMAJVkUw6LEoZFJpQ1VkM9ATEKFpZlzgMjnaUY9+FKQhFakcPbYq3mDFEg3bWEomBbLxcG+dbaBh/wIGwgB+KQ7eMUhoYoYpO9AII1NRE1D3oIAFWO8CNsCAKC4Zl5O5BiuyIZMlgGSBxWWnpRc9VLeWdoG4daJXbMuSjgBaQg1eAAgZJNjoNDQqJoSBeabL6gVcV4YNoHGkedXrXvnaV7/+tXeHUoGHOiSkq2hMZhr/meE6iQCzVeonkjqaTwwopoTiEeQETeCEBxhGsE8B4nNtGFylZNjSiNqKnhnwQpRSBICdlOknC7nYAlp0LZxcZHEzHRoTYjCJGLoSsxfg1iqpAD3Qvml/lUIBUzBWEiL4Ug1soRNgqVtd614Xu9nNK01UUSIqQOws8/DCFLyjMFJk9QRcROJy1xa3RCguYBbpEGqcp6uG/uRgrCjJCZ7ZImBB66gmUeqt7kITYCVEKFRoAk4rOjQ6XAxtg42cjiDWT9aRE4TztUgIIMY2NRFsFVBY2jtReQFIjDB6JtGAXdWCV+2+GMYxlvGMaby1z7zIZQ8J5dskJrfe8FJbDrlY/9CAx9nICQRsSphZmixiABtA76gUicPnxrMQ6E3CpfJArck4whoSbWTIxC0RDb/zz7WBqn+cPU4nSqgjjmEwK0ObIRIGgiOXNuVgU6ANRsVQBgVOt8aBFvSgCV1oQzMoiMRqyAjpoC9neTBoPTFd/j7FIm2F657Se8i14mAQFANAkiokjz3MlreMjAxXn+wgggMGiOMFZSoikfTePPJgMGXrpd1hDzZJFY9r2ZRvNOyJVdEHiZ8mp6j9cfGhmd1sZz8b2tFOdQfz6CPvzYynSFQCFSBVJTuExwI2gMToRoNb8nASWnQOsgEoK55xjtBjav1eJenJQU+WKDQDs8BqiP/zQgoL8Cx3C08IpNK525pOKqqAxC1DmUpf9zZhF/jvU6TjrLQ4DdDS1vjGOd5xjwP2M3gkUTMfXlWVoLAiEQVKUFotq9uA6nzcNiQIaKSCDjNp4DVrypnHlEXwvaKpcMGAKZjyFNtAOivYER3eUDWUErXcABBbLFgDSLTv3u1Uo1KVtLrAo6aE0s0ZLUMD9vFxs58d7WlXuxovRCuV6XxnEQfKLAERQxts5FBQAPIomUiQSS+ODjaTm5lQwomiasgg8ljco3AOsozsoYeHS9VZXMY9ySkExQu4cOC95DltQWxXzUOJdhZrkTPF46ERd1XHiudSKlz8z2uX/expX3v/29sriJDKH3fIa6k8Mqk3FG5IG86WdKkYLFoTUMFyAk/D5GSE30XYVP+AxT0N8osOzSFwXWiSPxzPR9c+Aa9GiseKJBa9DSCgFMFoZdwNd90eXxpTaFUiVBYpjinSYd13XddiOdweAANQAAeQAB3kAezBKAqrQ6yCeZRDJRJCV9otVFLEKszpdNYmKLgnVLAE1CqqytQnbpyotabgOB7NLI4k4+SimcCJQ1prTK5C+ZbD6GKNTBKhtRCpecSt1rhlJ7IiRSYgJyJuceJhORJKbo5jBFHDqswigaSrAJ8QCqNQCqfwMJoplF5iIIJv2yhHNXytA0kCK/4B2aqlI7YK/ydI47VQZYSIxQhNgwRjyQLwxyzsgSWC7i0MBVp0iUZIo0wOYuUeIqFEIqXCKCuWbw5TYutw4jgGoumegtuAxonOcJWGMB4uzoyEiQozURM3kROnkCaiJSeQUFFswOoO0SwgoQu8QNYqJciERzv2oKAqArNkpsLIZm3iYaIWgD3M6QKEgyPojctmCJ9OaaFOYskcyZEcAhVVcUiKUeqeAsHiQRU+6Dik6e7QRGVeRZd4kQhVowmfphPDURzHkRw97jO6oA1GLyg6JX90T3ukYnE0YoRQ51/+xbueAhKEAn1WoxtPDCrU5vjK4+cORx7QESW+CyroQOpccWVaBvMcov8FvKg8ximPyGPh8mcibQNp5CE7FOz4OAb2/ANAypEkS9IkT1K7cgVi1EexVKNTGEJ9yOYsYNLrjM4ebKnWKKeIUuIjJ65ELtIeEMJW7FAmaIJWEKwhA/JZSIRW3HFmVMYegcUsWCY4nI4fFw1pxCYgFTIe+s8JURIsw1IsxzKZoGNsMDJ/xEYmXfFfFO3o1KcrSCQmH2Iq7VF7SgQGbqHeggcu02chIoU1tJJxmiI7oPEvG1J9IHBs+tIp4qEJMZEsI1MyJ5MyeSeI4FIxY7Iv29IVd3Ii3bKDhgcq0QcmHRIY7cLAPLMeO5MthWPVWDMxB1MzWXPVQhIcKxM3c1P/N3fTXnJFLo8uNH8TNIVzMYkzNvuyODfTI/KSnmAzeIaTMzeTL1vzNT2ziBLTMdWijJaNN7vTO78TPOvkxvjyNTlTNaeTMWUTPWlTOE9w++rCLFfzOqlTPY9zOqvTOdPzReZsBPpso8ITQANUQAeUM6DDFBtzJqdSQSFwQesSaRh0WCAwGh/ULCK0QqfSQu2BEwIzPqhgy1ATApPGQRW0QQ9xQ/8SQxO0RA90ISz0EBnURBPCRRMomIiSQG8UR3NUR/eCJoZl4fJxWCDlIkeESD2lIYq0SJ0CKAOPSZOUSY9ULoHyIhUiSDnPLGBgJO0i5NRHSG/pluxhSI10Sn30/0s9xUvzMUzB9EtPlErNlEm/dEpJZENfT05ScEfvFE/zFE9hoAtWoRLm4U9XQRUqIVD/1FAPFVAT1VAVlVELtVEZ1U/nIVIj1VEN1U8DVRVUAQbgAS+ooBIoNVFBtVAXtVIhlVRDdVEntVRPNVVbdR7mQRUuzs8UAAP01FZvFVcDdFlU4VUTtVd99VeDtVf/9FWJVRZ8VRaIVViVlViZ9VeNtVj7lFhXgQr64TmCdVGxVVuB9VmXtViH9Vu5NVzBFViZVRW+sVZzVV3XlV3Jkk8BtQvgVV4rIV7plVDrtQsqIVnxdV75lV7h9V77VWD/lWDzNV5fNV4ztVo5VUv91f9fC3Zg6xVi7VUWHFZeHVZf8TVjIxZeYW8DFMAV2lVkR5ZkO3FZPhVl/fRSk1Vl9ZVQWxZlARVmYRZQYzZlX/ZmZdZmW/ZSUfZYYcAM0rUuTnZlKdVljZZnD5VlD3VmdxZlb/ZpkzZnc/Zc16IMaLVks1ZrtxYAqYBXV6FXI1VSx/ZVwRZsJVVZV8Fsp7Vsx/ZszRZtw/ZXzzZU5RZuBRVQqcAVrFVL2xZsA5Vs4TZu7TZuBRdw/ZZtg/Vt03ZuBxdsY9WMNuAaFIBvudZyLxdzNY4f+MEfNndz96FzPVd0Rxd09+FzPzd0Rdd0R9dzQZcfCIF1N1cRONdzZ1d1N1c5DhTBHwLBH95zLlZXdFM3dvnBdW1XdVN3df0BeFtXeYeXeZ2XeEN3H3Q3FTxBd+WAqTJXe7d3MAICACH5BAUDAAEALAAAAAABAAEAgAAAAAAAAAICTAEAIfkEBQQA/wAs/AE0ArsFmAKHHklifK7Nb4G8eFlOZlVQ2ufkvYt2TzAqO0xZfmpPUkMcvLy8m5ubjYBfVWyBmpaWUlqBSx4drs7eV09IeImUUUIsq25ZHx9cdEcyHh5DlI+FzKt7Zzov1sCJycnKfm1ko1xFrn5uu3BSbYSQzuDmWoKM4dC0srK0m5KGiIB+j1I9aGZmWFhYpcXZcl4jIDxNPB4dd3d259fAv9blqqqpWXiJho2PR0pPy4FccpvBSVdznXxzaHuYPCsnSml7bHZ/z41xK0lbyHlZHj5ijZeXHiIeKy49aUody4Vmh5GcLR4fHyAvIC9EkLvUyZB1O2N35uLNiU00Ji4vLTxJhpaYv513eUw81MC6QDQhlJecOkJfi3JTODYzMVt1eqHEIh4cUmRgkHBmLjY8qHZczpJ4JiougHhlOjg/FhocaWdSjX9UGh4d0pJ5LjEzsWJMln60IiQklZqSSjocPVhlbl5k6ufkmmJkOEBOIiIcOyZEzpJsuM7gVkE8rn6cLyouQkZE5+LhJh4cHiw01trcUi5cwn5cHhodJiYkkpaT5urnPj9AypKE1NTQLzYslpaEMiYcJh4kQEBMMi4xGhwUKjI0Mjo6Qj5EztLMbig4pvLUUhxAUlgQqEoULgwsPCQI+ObkzKbc8sK0csoozH6kkKaQfFCU1tqEzPLk1vK48tbk6DJQijAsvsyEzs6s8uiIUnCw6ur4JC4gfCB0bjAMIAh0CBh0fIAcIC4MMHokhmqchq5kICAIFnqkpti4JjwQ8vjU0tLAzMw0tBhQzs7YLjAgMDDIUggojo5k3op4IlIYhrqgcGzYvvLUxEo4pqR4LiwMpqS8cuSo2nBoUhRwwnCAzPKIfBAsVkp8LkAwfFLY8qa0cITszH7czDLQUjZ8puaI8n5cJsqAfCDIvn4gRnrg0sjMUjAMtEqIKiYwqDxMWK7kIh4kMjI05ubc5ubkMjY8MjIslpaUQkJEKi4sKi40Kioszs7MHh4klpaMHh4cMjY0Kio0IhokQkI85ubsAAAACP8A/wkcSLCgwYMIEypcyLChw4cQI0qcSLGixYsYMw7Mt+7LunvrQoIMSZKkx5ImO4Y86ZHlSpUwUZZsKXNmx3uG8hXJ93DkSZUugb4UCpNm0aNEXf40mpLml3s8i0D9x1Oj1atYs2rdyrWr169gw4odS7as2bNo06pdy7at27dw48qd+zCf3XyGJn25y7fvXb1+AwsODNhu4b6HD9+9B3Gw48eQI0NW3JdqZbqYM2vezLmz58+gQ4seTbq06dOoU2vlu1ey69ewITeOTbt27JwCp6rezbu379/AgwsfTry48ePIzfp5Z+RM8+bsoEs/E9259enPqWfPXp379uvgv3//Z8eu3qElD9uIB9+d/fj17bG7D09fPBd28w4dqveozKHkAAYo4IAEFmjggQgmqOCCGbXBjj4QiqFPG+9MWCGFFurz4INisCOhhhNm+GAbIGI4YoYQcghihxCSyOGDIeojRhsk0vMIRA6mGKOHIoY4YoUnmuhjjyQK6SKRJeq4o4QPGqHPPEv0518ZDFZp5ZVYZqnlllx26WVx81ConoYdlvkjiU7OGKKDM75jZptliukmhRKKqWaRceqTpoceiqmhm/hR+ZAUfb5ZpIVlTljnO21I6KSeMkJqKKBvKmpho5JKSmeflsrYRixlRFnGjV+WauqpqKaq6qqstorcPIxW//hmkzLyCGmsjurD6JqU8uhnh3yy6GSsLn44a613igElRLAWy+eth26aKIYsJsqrn0X2emytLe4qJ4V94ofOI1KUEQt6rqar7rrstuvuu/C26seslUJqr5kkIuuht7zSGyyEaUrKDrZrQvvOwLEw6+GjJH64pxhOZotmt9jiymOiDwcb7LeLSqsoh/n598gSxMRr8skop6zyyiy3fBYc9UgR88wy11zPPFLsgzPNOO9Txjw/B01PGUMPDfTRQSMNND07z7OzFEYTTXTOUjwdMxzrQLSE0z3nXMbP8xjtND1Ux8y01E/vY7PNQjud9NtKS1302vVEXQ8cO90jVVUu9//t99+ABy744FzCEXXcS6Mtdxlqx6z243SXLXnjVJfheBllCw0342XjDZHhiuM8dM0+y6y546SvDTnqMXNOM+WQU07z6zWTDQdUixGu++689+7778C3BUfiRS+O9OGaxx318skrzjzxmhev9BJFfH681HU7b/zkqc8+edqqRw675JfPgzdUuAev/vrst+/++7qDjnj09DOP/PPaJ65/6PwvTbX51XuI4cgnvgJ6b3ysCx/qZEdABjKwHkvAA18YA78KWvCCGMygBhU0vMUV736bAyH+Rtg8+9UPbhG0XglXKD367U+Ezbse9PY3w1ig7y4bzKEOd8jDHvowLlt7oAL/U+dAA3LvgN1rYAHVdgi+NQR0JKShC1c4Qyrmj4Vv2wccFpMPCv7wi2AMoxjHSMaBHCKJCKRaEce3OgLSTohFfOPaPPeQraHxjglcIB6JuEc2Rk6PAMSdXcpIyEIa8pCIFJz8rAhC5W3ueh98WwuliDz93Q4iZ/Qe7ZC4yT8mUZNDRGIaY0Y9u6AvkahMpSpXycouwWEfN0gBG8gABDLYspa1FAIG6HG5etyMEhMIgQHYAAQkWIADfpCCMheHuRuEwQBAIKYIVHAAzPlSal8rwzsGEAIn0NKYB+gB0erBRCcyZGv0iGUtaUnLRbCBDU7Q5dxqJoU2EECYQCjmMSUR/7NyNW4fAHUmNGk5zR6QLXp1e8c9ackGcLbBcjproiDN2cqKWvSiGM2oaeAghRvs4B+2ZOct47nLmmGuoxZYhBPeyVAggKCa1pRZPcTwAWjmkwyzdIIIOMA4odVtAjsgwyKA4M58IoGaX6tHqALokEMMzaNscGdIQ8oGHGDApGHr6A6Q4IRadpWYLy0X2bJ3hprmk5i33OnXKoc5oL7TqytFwkvXijdTdlGjeM2rXvfKV7K80qNkQIIILBACCxj2sBxQ6ujK4NGuksEAhHVCV/Xw0ofyUgo0talg8QkEnfJUcUC9pTENYIBbgqAH+7iZDT9Hths0oJiDPexhQXCEJf8wbR4x8yhRgQBZA/wjny49wEMtVwYxrKCrsBWmE4a6U6gFrQxuzWdvHesEpEIJDxPtq3a3y93uercgMEPADpxwzDKgo270GBo6vna0fdC0qyLAgB+ANgWzWpWf5SoDAVBQzJcyIZkTMEBX50q1O6Sgljs1AjqW4Exvxje9/vHiE3Gr250yIb1kg5oyz/a1+sIXAz1YQj3e8QF34sAKdVOmFAgATbkeoFwrtulLFTuPSISBuciEYCQ+0FVdYq6JdpXwd4dM5CIbuYx/3YEeRHAAcol1nN0LJhuEoAI/WK4e6DACj5d8AD/UTbz5PO0S2hAzI7AYCCKwAuPowYQBlDb/vql1Wj3uEIYBH6BuW2TqOXHWWDdwYGtmkxrkyiVlq/ZAxWXwMBmYrNQyIODAQKAmEzBXBiawmAw+tpylhwlnzOE2Eg2Q7Ixvtw6+HPnUqE61quE3PDCrdW3N83BwMbcPprUBqEDQZfYWutObfQ2g9R3qaddbX1qqwKCU028I2LDTh9LRIbFIrasxUbUrApvHTnip2mAM3R3kGgNK3ceZd+qzbCa6xJF+caLNYGyDwlipvOYAPeCwhpycctX4zre+972yJAPBz1+LZNT2IV4ynNgP5cZcZot57H284LizJielWSDgfx9gaMGMp5obh1s6r/TEOitlHZ3W2GOis4Qy/4vEgZFgBZwF/NwtVgEX9jEFiIf1a0wA6H6BoAcLdLnbmMYAcau2Dxt706rms+sg+c30pjv96V86BGNfy+j5La0eGd+plVPLWG8TVQ9uuPMUQn3fr5G5vjb1rCT0K2Amx7mtQaWlS3tQDxtSNCFOnTqaqb1HrIdgEfHlnDJvYIGVgjUCbahvVa1g5aSSGLlo5sA+zNz2LvtzH8EcKi3F/BS7Qv3zoA+96JMj4gr/ebi4ZRz</text:p>
      <text:p text:style-name="Standard">QMGdmFDD7s2216VCBYAFq69aqja5Hg3c7ZQzMg/JkAEEEDrrNEGxgncH1g8gdAoef6TbsZDbdWints3F/9qd/d+yiEwtVeTIOlmGQO/8xdc0EOhiAsj+XAiXOPFSwHkAJE7376OdP//rbPzPDa+xNjRpfcWKvzaX1UugwD1NAB5KFZnZwfkzmB1kndPOAeSFgS0JgAd52YvXwAugmgGVQVotAS3ZgAefnBojXRFoDNGD2Tt6kTyBmBD6DM5THBsJHCfNgXAbAXAmoU9QWTP/gY2QTYPk0WDuwCNLgezVnZ2rDgWAFgtl2AEuwFzd0f1AYhVI4hWSxNa6ledE0S/kkBFawXjJDeei3D/IQBkb1UjvXDDyVeWplBMeFYyr3bW3ABDyGA0gFVU6ABFFwACyGfsq3Ew/xM7rnbV+FVtGkS1Y2NExwXOg3D2NoWnr/KGDHFAtA9Q87NYM1hWNghnseRofVdAN/11DUtIdh9wg4YWpUeIqomIqq+BBSdwYDMFiDpVzupFOM9zNGYH7od0/vhId5QHm0l4b8FV82RkzBxWDehgTgZlyblwcs9k5CwAE9UH7n91J+EAvyhxB5dwcJYFhjQFgVt4VC509ulovLZnArSHFO0AwVgA6Z94y7N2uu9W2VtgJkQFk9sF/vFF9+kIjTyIStkT6rGJACOZBTiE4YxgRAUw9nYIDRJALU9jUEUAW0Zweat1NKkDPWtwQs8HciAALLxgaFEAXuplu6hoGSZQF1Rkw+Bw9lYGZVwIfU8zkypTNtUGvkVFYC/+ZZtsWPG2ABCYhjPWAEfsBi5CV5WeeRPdZwmBeEQ0iAPEZ7ddZZblABVgaAwfd+e9NF10iQXNmVXrlqh/CAZdM6OvdmV0U0zQhcS7gElFBp+wV2XQZVUZWPyOQzWBeEuoYOl3ZTcoV4X6Nl0ESNW1SCSONrlLZpi+Z7yrRzwDVr2USUbmB7QSVZ8AV7XYdm4LYE5kcGXaVSLyVi9cCGgRkBZTBRQvaVqJmaqtlddvQ6J9VtVTUAliMFG9lOOCCS+0BmoWmASzhnH/BO7odb+SVlWgd8BFWLMGaSR4VaZbCVBnFGkFM8EBVdGEAJMSNlUXWbPfBQ5ZKIolZNCGAG3v/kmermaWoob2yXgvoIiOfmBHQYYniwBoK0mvRZn/aZUdHWPBsGWMgYNt32g8i0VkpVbMt5bv/gnlGABWIZM/zIBrVHNLWJZlSZTTJDeItgVWT2bE9USeamVQ2FAdwJVDjmB42nTMVGh34gCCZZTLhJaS15XGwQdlbGAvxFBuVVbk8VVFZFCYewE553n0AapEJaRlJXLlzjNTlDo99WMxgobBGAaF9Do8iQaZvmWecFNal1B7/5ntK2clXGddVGcZHHS8v3ROOyYUOTWs6FjroGNBjofub2NRMQjFcVC3r5ZhygTPnpm8SUh5XmTFWlApIgUydFlJW4Rdk1pIq6qIz/mkFBlHuESmf55HMPpTaGKnSLJWszZjmA9Z7+RE4EsFKF4HtK5Qfm51nZhDMI8FrBVTUaek7L9GRQMzRaKpU/V5a5xgE4gzNSUF+1FHa1BkvHeGw9tZg1mGn14J3btzWUtqoDFgGUUFdP2KjUWq3W2jtFml899Z8k5WWrZ2ANCY1fU1Y9Bm5Hw4ZdtZxMQwkrUIPpNjXcOg5dllrOhGNFczvOSRDDs0zsFXChFXReBmN3EGqRh3AbyGNBl2FScIvpemxDI5pDlYdLoEx32Vm99jXOBKAPFUGXca0e+7EgmzIcNQGHNVikBVzLqTOCFkw4xQaQ1U1DhYfi9Dj7oAjo/5ZcNmVx5dZoRPmDImAASDB+jAdQUlBXAtRWhGVYPwtNuyiSTmY6wZSFkCUCy8Vw/tc6Wjp7SDAGP4tclXVQUiAIjIlmIUC1zsh4fkAPdjetIdu2bvu2qwIHlLcBA7FbkceCtJYzk8eycjdU/3BUL0axMgN+OLVS++dzVrZMiMh+OdWBVBZi6XU3fsh8k3dpKNhVlbl2+QU0UsAEUpZPi1BUBapMPkOvr+VOUeVVIDChiaN+Z4ZTRCWBKgADeLtFHQu3uJu7ulslS4CuoCtdIACNTIB6QaNUUrCQ3+hi3NmvqVUP9tRNnVWU20lcQzM1UrBjAjZ+1JQBGlY1McmKfv8gmjkFvNDIuQvkS23gihFITC6WuGq6M5ULvYG1Uz2AcMtDTulkVkPFieZmPjekG7sbwAI8wMjRfFzABdvpB22wXuQkU7RDfV42ecF6TSc1MxBmbmNGLsYrNj2lNlKSpm9XLjFDgnUEUFxwAHmQX0tAszKzoNXGS+lFCfy6whRavdgUKtwWJi7KVuVyCOjgB16YcFAzwvFHwEZ8xEisGkWgtwAFUNW7D2lLaUhTa8lEoYgmM1uTONlEtPSQcEn1a9UWp1eWTRBGTgCUrwPRfLyqYrc1XKlqPJTmXGBzeUtDDw/lPyrGry+3NERrlx0snWSaN1qZxIRcyIasGfLDS+D/gz1qlETTVzNjozhsA2NUQzZqAzSX/JpD00lXc5oK0UGjs6t+TDZS9G5i5ThPE0JGijaK1TwHBEk/Y3emeMi0XMu2XBat+WSIY0SX7GuYHD6UA8OK00kqG0VE86oLAUWL88KzyUZimUaNI3CAOETQXDkvxDi2y7a3vM3c3M0ZEZb8I83G3Mh55MgypD1HxD2H4MkJ0UFxQznXbL595Emx80n2nECXXLQ+ikPe3M/+/M/JzD1CxMn27EdyZNBlY8xGM5gCJM1VZEKNdEUces0RzTxKdV3/C9AavdH/nMVM89FhEzYfzTS1FtLpJdJhUzcmndJVM9IffTMjHdIrTcow/zzTIf0zl9TQK43STKPSIA3SJn3SIK0zUMPTD0g2Mf3TY5PUPw3SMmO7s8zRUj3VhuxUDx09zPxCzrU8LD0+Y8VHrHNZX+3VQPO9zGdC/mPJ8wxIwkw8RHfVJNRCkavPuAPAVH3XeC3AM6gx/tIh30IsxHIpjNImfrInfy0xxNLXGtMoxAAHOIIofD0wITIsh70rDAMpGTMpEyMwik0vjYIfcLAfopLXpF3acMsmkU0v9+Ir2nIr//IokJ0ryBLbqR3Zy/IQlFDbueImtL3bTAIxEBIhtY0oAFMJuj3cfQIl/UEu/2Hazv3c1eogRsAFB1Pd7HAw1FHdZ6An2f0c1P993dDR3dQ93e9wHd9d3tw93c1h3dl93e5t3dVNI+fyEPTA3e/t3mfAHFzg3eRN3tqx39vNHvB93QBe3c2hD//N3veN3eDd3p/CrFIH3RI+4UE6g8whBjMC3BCT4UaQ4R4uIxweIY3S4Z4yJxiO4SPu4See4Sk+4jKSJjCuJ8rSHw8xLzIe4h1OJyAuIXCiHjw+Ix1+4o0y4ibuJDk+J0F+40O+4Uu+5EA+4yLjHxQ+5VSOmjRSJM/y2RneJ2xy5ag9I04OD03u5ZxCIwNz5kPeMEP+MWoeI20ANKTSEDTi15WS5mY+50uuKGwiBmKO52ou2RjeCEPuIWBeJwOz5X7/zSiDjilv/jXnolRVHumSvoocURQ+8QUtgelE8RL5oBRPQRRwkOkx8RROsRJGcRKVLhL3sAZF0Op1ARSY3hL3oOnrgDVKAesdoelfEOpLQRKd7umxLuuwjupDgemr3uoewc+TvuzM3uzO/uzQHu3SPu3UXu3Wfu3Ynu3avu3c3u3e/u3gHu7iPu7kXu7mfu7onu7qvu7s3u7u/u7wHu/yPu/0Xu/2fu/4nu/6vu/83u/+/u8AH/ACP/AEX/AGf/AIn/AKv/AM3/AO//AQH/ESP/EUX/EWf/EYn/Eav/Ec3/Ee//EgH/IiP/IkX/Imf/Ion/Iqv/Is3/Iu//IwH/My/z/zNF/zNn/zOJ/zOr/zPN/zPv/zQB/0Qj/0RF/0Rn/0SJ/0Sr/0TN/0Tv/0UB/1Uj/1VF/1Vn/1WJ/1Wr/1XN/1Xv/1YB/2Yj/2ZF/2Zn/2aJ/2ar/2bN/2bv/2cB/3cj/3dF/3dn/3eJ/3er/3fN/3fv/3gB/4gj/4hF/4hn/4iJ/4ir/4jN/4jv/4kB/5kj/5lF/5ln/5mJ/5mr/5nN/5nv/5oB/6oj/6pF/6pn/6qJ/6qr/6rN/6rv/6sB/7sj/7tF/7tn/7uJ/7ur/7vN/7vv/7wB/8wj/8xF/8xn/8yJ/8yr/8zN/8zv/80B/90j/91F/91n/92J/92r/93P/f/d7//eAf/uI//uRf/uZ//uif/uq//uzf/u7//vAf//I///Rf//Z///if//q///zf//4PEP8EDiRY0OBBhAkVLmTY0OFDiBElTqRY0eJFjBk1buTY0eNHkCFFjiRZ0uRJlClVrmTZ0uVLmDFlzqRZ0+ZNnDl17uTZ0+dPoEGFDiVa1OhRpEmVLmXa1OlTqFGlTqVa1epVrFm1buXa1etXsGHFjiVb1uxZtGnVrmXb1u1buHHlzqVb1+5dvHn17uXb1+9fwIEFDyZc2PBhxIkVL2bc2PFjyJElT6Zc2fJlzJk1b+bc2fNn0KFFjyZd2vRp1KlVr2bd2vVr2LFlz6b/Xdv2bdy5de/m3dv3b+DBhQ8nXtz4ceTJlS9n3tz5c+jRpU+nXt36dezZtW/n3t37d/DhxY8nX978efTp1a9n3979e/jx5c+nX9/+ffz59e/n39//fwADFHBAAgs08EAEE1RwQQYbdPBBCCOUcEIKK7TwQgwz1HBDDjv08EMQQxRxRBJLNPFEFFNUcUUWW3TxRRhjlHFGGmu08UYcc9RxRx579PFHIIMUckgiizTySCSTVHJJJpt08kkoo5RySiqrtPJKLLPUcksuu/TySzDDFHNMMss080w001RzTTbbdPNNOOOUc04667TzTjzz1HNPPvv0809AAxV0UEILNfRQ/0QTVXRRRht19FFII5V0UkortfRSTDPVdFNOO/X0U1BDFXVUUks19VRUU1V1VVZbdfVVWGOVdVZaa7X1Vlxz1XVXXnv19VdggxV2WGKLNfZYZJNVdllmm3X2WWijlXZaaqu19lpss9V2W2679fZbcMMVd1xyyzX3XHTTVXdddtt1911445V3XnrrtfdefPPVd19++/X3X4ADFnhgggs2+GCEE1Z4YYYbdvhhiCOWeGKKK7b4Yowz1nhjjjv2+GOQQxZ5ZJJLNvlklFNWeWWWW3b5ZZhjlnlmmmu2+Wacc9Z5Z5579vlnoIMWemiiizb6aKSTVnppppt2+mmoo5Z6av+qq7b6aqyz1nprrrv2+muwwxZ7bLLLNvtstNNWe22223b7bbjjlntuuuu2+26889Z7b7779vtvwAMXfHDCCzf8cMQTV3xxxht3/HHII5d8csort/xyzDPXfHPOO/f8c9BDF3100ks3/XTUU1d9ddZbd/112GOXfXbaa7f9dtxz13133nv3/Xfggxd+eOKLN/545JNXfnnmm3f+eeijl3566qu3/nrss9d+e+679/578MMXf3zyyzf/fPTTV3999tt3/33445d/fvrrt/9+/PPXf3/++/f/fwAGUIADJGABDXhABCZQgQtkYAMd+EAIRlCCE6RgBS14QQxmUIMb5GD/Bz34QRCGUIQjJGEJTXhCFKZQhStkYQtd+EIYxlCGM6RhDW14QxzmUIc75GEPffhDIAZRiEMkYhGNeEQkJlGJS2RiE534RChGUYpTpGIVrXhFLGZRi1vkYhe9+EUwhlGMYyRjGc14RjT25RDskIcl5NEPS/TjjXOUoxznSEd53LGOebTjHvV4xzwGUpB43GMf+ThIRCbykH9kpCEZqUhICtKPhnRkJC05yEkespCN5KQjM2nJT15ykZQc5SJFiUg/gvKUqDRlIu24ylI+EpaAhKUnY2nLQOJSl61UpC196UY5xjGPwmzjLjl5TGMmM5azZGYznflMZ76yl5ik5i1L/+nLa2ZTkrmEpiqx+UdcdpOVykSmNct5zm9WUpy17KQ2SQlOd2pSm+scZzzxCE98vlOf8sQnPf15yU8GlJb/5GY5salOaG5yk/nk5zsJ6kp7fvOhsxRoPw7BBUW8MaMblQdHPdoPj3YUpB0lqSJG+lGUinSjJy1pSVlq0pXGVKUzTalMbUrTk+bUpjptKUx7ylOfBhWoL3VpSI1K1KAW9ac7NSpOmbrUNvrUElKl6kinalWYwpGjV80oV6MqUq+GtapdXalYowpHq6a1q2otJlm1OtSnCjWuL6VrTWmq1JsmVa53zStfncrXuuIVsHbVK12nStLDmvSqi2VrHNf62P+2Rtare6UsXP9a2blmdrB+LexRCctZpIZWr3i1LGY3+9nRmla1SD1tazsr2NfmVbQuFStWbetW3J41t4n9KlnButWx9la3wuVtYrX629sOt7a4Pe5ugYvYsgI3ucVVLGQdK1m1ovWx2m0rdx3rXZCCV7HZve53y9vYxlb3rIut7lsZa130wle+kkUsee273fN2FbH1nW9+Jdteza4WtYH17GVLe+C4+vUf9WBHG9ogiTbA48EThnCFKXxhC2cYwxvWcIc5/GEPhxjEIxZxiUl8YhOnGMUrVnGLWfxhCVs4xhG+8IxnDGEb13jCN6YxjnXsYxnv+Mc9pvGFJ2xkCCP/mcg8dnGTX+xkKD95yDkGspSjbGIeU7nIFj4yl5PsZQcH+cpWhrGQq6xlNJt5yWrW8pjdTOY3xxnOc5ZznYd85innWcxExvOes6zmPrNZz4L286ADfeg1FzrIM+5yo5X8aDBD2tGRpvSkLf3lMAs5x5vW9KUzLWlMg/rTlQ41qUft6UaXutFtpnOr7fzqCwvEEPlIY61tfWtc51rXu+Z1r339a2AHW9jDJnaxjX1sZCdb2ctmdrOd/WxoR1va06Z2ta19bWxnW9vb5na3vf1tcIdb3OMmd7nNfW50w3ANa6A1QvIx63zk4wvxbvc/6A1vedfb3vH+wrzZDYd8FCHe//s+yD3YnY81zPoL6xhIvO8Rb3zPm94In0TDJ34Qh6+b3UW4x0Aezm6DC1zfP4n3uglCa4PXO+C0XsfASx7wIqzhCyKH9xciEvCP58Pga2g4x9dxj3t8gR/5Bvq+F76GItjc4vvW+cnXzfGVrxveQW/3xNltcpz/4x5F2LchHi7vhiP94AQXCMKR3nGDIPwLD+dJ008u8bXLGw8aV3kR8MBwWiOd4zPP+UBarnOVi73eD/87uw0xia2PfeBlfzraC4JwwMf84OxWekFmvY6ks3sd64b4wfOBh47TO+E7KcLeoT56gfy96Ix/N8LJXnaHz9oQhlgI2+fdcK3L299fp/+3wB8/8a8/nO0YX3z4kI5wxz+e8ytXOfJ5z3WL+7vkOy+98DEOcqtb3PP2TvjL3+34kps87ZOPefERXvo1AL34QMlHy/u99favYRJ4CHzo/8F1zk9i+Xynt9BHrpB8Y7x/iLsiWIeZuzqjg7h1wLyUM78CfLd5Wz2mmziUSz95m7X0y72SM4S/8zcL1DqBkz2nwzmJ67neIzyoszeR24mtk7h4+zv6Oz55EzmO27p1MAT5W7zgMzvAe7h+QzjaCzta60EFjD3IC7i/s7jn0znrg7+X27v1Gwixy7mSe0COY7cJfDee0wne2zki/EHU+we6i7mvs7jW4zfh07mWU7//oMvAjlM/geC6r/tBCtQ3BqzDeKvBlWs5rjO78fGBFqiDRHAHf3AHQjREfxjEDTiCCxCAAkjEQyxEKDCACPiCRnxEQzREQDABZyAAfMsHH5AAd4CCEIiAgts8UBRFE0iAgQhFUoyAWQOAACgAd1jEv1M5B5iBVPgAjHuCFiiADhiAIpiEyos3QHzFKPSJtbsDHrCBeIiHLHjGBjgANJDCNVgCBIgBDYhGDdCAFCCARwA8rzMEBKAAFBgAGNjChrDAfCgDBGjGZ3xGb5wAJVi4hzMCB6AAG9jGeNCAD+CDQCi+eyjHLNAAdAQ7xssACCCCBlCAifuCKXCAFEgCBniA/2dMgQqQvIPDxh9IAkR4gGi0gQHogTDMB4UkAjVQgJTzuDU4yWeMxnjEhwGIgOTDiXwgyCywSHk0A4DEuZPMAkSIx278AC64vX0TuCKIyBQgApj0xwrot4ZzyXhkAA2wgSN4BM5ryYVsSMgLu5/UyZicSZNcSERogIwcvsdjAgcggniYSd5bgjv4ARvISW40AzkAwp3gt4BTSqaUxw94ysq7hxeoAUQQS6+LSh1IgoZUSH6MR8eERg2YADwox8csyBioACXwuiLIgMTkSpWbNQQYgcgsgnJkAJjMyZeMhwdggJlUx+9xAAlIBH+oA3cQRNuczXZYxEssgDqYzUTozf8CQIIICIRLlM3eRMRNTAAloLdQ7M0OwICD4LwXyAEScIdVbEUJQMZ/kEXefMXXu4camAETMIODWIIaIAFAIEUYMMp9g00oEIEISMaeYAIfIII4YAD8XE0NaEiCMAQt4IEsCFDVDFAGwAeMVIKfQ7jQPMd0fAiEWwItGAEGgEb8NM2CPMh7WAIdoIAH0ICKjMYAxYe/VMebpICcxMi1G4h5O8mGlLl1wEYK2MYHsMgsYAAUYIEvSL95m4If6MtonNEOtQECUIKo3EoFyFF1/AJDOMkKXc0KPUieGEgTXc0aNc0OTQCSHEu2jIcmTQIU0IAKgASd2zu1dMYadVJE8FL/LC1StmzSnDTILNXSlNRCFdVS06zQJ40ArdxGmazHICyIgRyBGm3NgCtTK61SBuBKtMSJe6C/MqXQ/CxIDVjTsnsBB4gDdExQKeRMG1jMhUTUO8VTMP2H0HTTZ3wAFMBSgeNMxVQALBQI9StHMC0CFjDReLhPKo1U1lxP87mHDBAAElhFPxSIS+wAF3C3YnWBfIDQEWgB9NwADJgEhgPEOgCEVNgCGCBDM/RF2rxOgTjGUtQ5WYSF2ryCASi5hnMAEpABXiw7kRuCAAjWAljE9VsDVyzFoPi6DHAAG4gDg6wASpgCFuCBBJADjSzVeLCBNKgAMYhIDu3QI9i8livH/z79P0ANPxityBRIgBvwAyNgAX4dgE7AAybQASqgym/kAi5AgBWwgQeIA7OcOFlF1QQ4ABpc1YWc0wxFgCTw0g+YAC4Qgxv4gRSYgEnItyAYAabUgBWYAH04AwiI0Q4dUiX9gpOcU/PT0ha12LZbUHRcAiOYALksyCHVWgWYPSOI2m2cxqCbNbXcxv2cgDPIg6HVgCSYVCx4PxZ1SGzk14KcgEAovb11OI+TU4f8U4I4SQ2IhwRwSMfjvX3dxl2NtwzwASqIA4WtgDa4g4Ft3CKYtby8h7ctyAaQ2x4Y2iQoyATI24UbzMKMz1e1Nw1t1XVzvBcoAZk0RYHAA4CT1f+vFQMWGFuDVIJr1IFOPVwzLMcbdb2BGFz5HB9fBdZVxMCBSFZkdURj3cMh8IJ1bYDM/AfY3MR5PYLua7glBVb09Fbwzc5wvQfuZAQSgIINUICATNcZYFfzjTdflIErEM8EgMqGA1fdJTmdS1qYpcaY+7nSKwI0QLwpUFo4xcELXII5cFmMpDffhQGuLdx7MITZJdt0nLhJGGE8wMYk8NcjUALh2zpLRQS8hTxZRQSyVQKBs8DB/QJLLcgjgISjnbfD64QafoEeTdUeOFqdmwQYRYEU2GF2c97H3cycRV6hkFKDhAFDYGBsHIF42AIFmASFLEsFwLyWU0tEQAEC+IL/SVhSH+jXBuADSJi16psCHoiDc+wBrvviOU04DbWBVM3Wf7jaI43dh3Peg/jJMqbHihOIrAwCHtAARMjdgCvVBKgAIOa8BQ4417yJDF1jmHVjr9u6e5DjLJDJIs4HS8VUPXU7MeRUz6y3293V5I3RAVhOQ0ADGMWHSfZiHWBIV1W5tZPVCoCDyvtjCABjelOf6B2EVTxadbTegkvWg5u3XHxFmwtFExgEEgiFBOC8hruHLmgCKIDfK2DFb20Bas4H7gSFBchmC2hQgfgCdZUBch7AgPxVEuiAEQBn+BzmfHBP+AwKLESAfZRMwGO60ssHtSQCODXi3MvQxJxUGM</text:p>
      <text:p text:style-name="Standard">C8/wyGvoSgt1DmAUQ40HwgRrj7ugcuyApYgnvjtymoASIwYyVI4wWNAQooy4zEZCjm5Zi73dxNv7MrPTSIOYW0AVy2Y5GjNxOOh2nEWTDOUZXzVSN93rz0Wg2ONzQoUzA12/5bB+UV2bkrR5itAH7oN6OOtwdW6Jfe2y+gP0O43Szg4nX74lb2uJjG2kJeyH2c1ANQR/Xb46qUSQ0eyH0845z+POBTaplYA4I0y612wYf76ln9h8FE5Y0bCA/uTIeMXQCoAVTu5hKt4jz8BzRYy6jeY8+M5RtlT2LmZepNn+j134RzPGdOu2QNv1R8T1j8B1c8AXOuAoesN6vlARK4gv8F2AP1dUX43Dru3IBj+MUOOAKK7uf7JU9Y9bouCIBJJATsdYHkMwQBztd4m4MYJYCARAM0+EEkLdEH+AA5eLp8mzd+UMssKN1589rlXAgcXFII4ONZFrgFnD0OpNxdrmI4Djg0KLlyfIAtOIB4891r4GMsXbt7WAdARrjJxuUI4DikjLe5y4cHzmpixDnOE13O5m75Jm3zQ2qUdNyhuGx0tEB+4FQUmICxXG9XbVsTz9aEjkxaTsOtM2FHwNKxBGMxfLjJjoPGTTixZl57Q2qY7eW3toEUiIEkwEg8wL01eIFG/gAeYM34zIcbMMcjOASOmz0wlDeG04kZp0cIVD//dsPxBD/l1ozdloTsYxaI23WGmWy49pbldJw9OGDVFTfJXd5aj6vzyBRttb7tDQ6fZF5mIl9tsxO4e2jEUzDW9NNp3WZXFZbt7OyDFAjWBABiKeROJ+gDTR8IBzDnUuS44SaAXGwHAzgAPODqH7jfdrW3L1iCXFzmWg+D5TQ7Q3BPfGW/Akdwm0VFfdtpMw4E0R4IEx7eEsXrQtfAxTaDsyU+U66B9cYCij45hHaAJq8A+fPdPHCAvwVindvbpHNds/xcqtO9f9BQcxTZgqO1cnQEdLTaYl7rsstzCMjq0svf2VvqEZB3GNBAu35Kci85u+bufDDgxsU4mxvMsz7S/8H1upuU0HlHajCetcfFA3JPbtlTyPVOgxFI1QjvQWzcRzCoAQbVOayuWc6T+GaHiYlLWlxWAIxjOIfnYhyuAXnXU9+TNVaO7Hqb7MIM+LJ7OPe+N049hgmYdeP97KInzRgN5mE3Un9D5l/1X7wk1um2aMALuEa8ZxeQunyYgya4ZwygP/Al9Q8g9QhH9lr/AAFQ5nm+V5pE51mEVnjNZuUcujXIRXkOO0dfxCIYbnMIQWPMzn8GCpM7ZXwwA25XZXtLaHsHVK81Rd99bwBkt6omeoMYvdCc1B5wtyU13hulv89Hx6RFgS2oABVUyCPX48SkyiHdvDVYQJtT3IwkPv/FLgEGGPCYbkijtjhyJ1Fai7mltvN/iEH1Nkt65+V44wdDkOOylIN+23xpx30oLmoDrNx9PMvmn/xxN1Ljh71V3soJ6PMK4L1sB3IEKAFU1rnBfEbHlzney8shtP60o9yFnFU111M2B4glOqg0UJDv4L+EL0qgGBAh4b98X/IhoIBvAIwiazYycRCnQYV8GXQQKVgkH8SJFCmgYDER4r8MEDQUPIgSJs6cOnfy7OnzJ9CgQocSLWr0KNKkSpcyber0KdSoUqdSrWr1KtasPe9lEDDIRIJJ+dZAvCCgQAcXYg9uzGcon1m0apdoobCngAwLGVH6kAAlBKEAJDpggDn/JMCgDXwEzAALse/fCF+KAAhQYMORfDpaJNqAQeM/ByRkmIGZ70k0QAYiwOk6eIBKtz5aRNbatMi6jQh4xNGgIQGXL2QTrgFQI06CCmsQ5sy3MEuDA0UQjNCAsYhPQ/cE2tAwAdLOjf8qxsM4HKeh9Ai6m69oHYbAJNaVfOEKgYgag/nudbQRjyYfE010zz8dxZHfTTjds98LDuCnwCQyIVLQWwkuKFNJCrQ11j8EvmWbUfdQ58gASry1HQJJ4JPAAWtgWNM9RjhAwX8EdFLEEhB0N8EXOi33T3wasCDSfTUtgcAP7MGwXBEy0aTfefc0WaRyyyGEEpEZuleiRPW5/0fAQg3BoNIUI8TzH3D5FLEgiEWtM5FMOxriI0ojdceCIS8c59AaJ0FkyEhJ1LQGgQkZx4BDEO230nsbTXIkBVmwuEZ8+f2Y0KLu8ZhgTEXqV2iboYo6KqmlmnoqqqmquiqrrbrKE1eMgTXWnAnFBQgg7gBSQB3uzHpPXP64408d/iRSxxUJKGHTP7NF5sAMMoyhBEQOtCDDDnl45VhCkIUQwX6VdXZEkzyQAMUYY+YDrQwfQMRVDSQk+wU/6/r17T9WOnDvQ6/qtKBbkzSYBQPxoJAAFooah1wEJ3GqqJ7xbCHHGtSJed5OYwlEhQYVvNTccil6F8jDmBYxyZYwoP88QkPLMlEDdBWsk6VJ/CzIhA4UPJDEAw3wAclLehKRgBzY5TSZSA5MaJCENTEX0ZREMIAPAwVn8UDHa5a8KqMY3SPIbhrEjAaRYsdz9QMPoACSEieNRAUKIel00D2G3CDfBHhImDYDcRARhw0VKEHoQS8qoNK7Wfb9gNX/VbCmTNAp0FFJ0q2zTkdZTAxACXHwSRYcDRKBD5pcPO3q5UCS1DEeczt8t3d4NEgiDMwSF5/T5y3keb//DGhxiUWA/QPPIGlkp9OKHuReBYdwGjmFHPo7PfXVW3899tlrvz33qoq0bVjS/xNXAYAIa347s8J1ViLuDFsAFFVUEMiAKO3/G9lhJGB281kdHOEat5pFGxE07B6VQUtm8nFAsHzhC6KRQQIUFQTBeMYQyzkgZtYws3w4azXdk8g6dnOmeKRAcMtZCKIywqac5KkGiCDaSkhEH5/cw0U6SELc4ICxP6npBhQYWa1wMhaKsIxLFaEdSsjzAekY7nRTcEA8dmadHrilQR+Rjk6KUJ8MOEBQjzOccCxkH6mdqWBn6hgcTteq6YwgDojIQhzQ9oAUTIBkWUJbHP6zxHs0kEg2aMAEtoa0e8wBb4HA0AOycKa0pe0DWBiLiyAgObYoqjX3mRrjoui4NBoODSIj1/JYRgAloJBPCVrHHaqTBd8Ijm49YlUf/+MEyK3ZhJCG1BPviqBLRQXKaQkyjjMworyVXE2TWbhaCghAMkMIJEOEyklFUMAjnDRRjd27Jjazqc1tcrOb3vxmTmLVmATQqiz9c8GJHHWiuKTlSF4gASCqcDhmOYuAXCSBCbbQiUl0oQUmCAEMujLOavFLShhM4BJmU4cNmAMS7CoNcZw1hgj8KAPmAotY1mCI++GLe235wpHMxID5FKcE+IjORowmxIWxaGXvUWnG8sEdDRDgUkJECQtw6LW5GeILN2DPjajznjr5wAYoGCWG8uMnTOFhCVMgXjxeSEXRFWQn91hHERrEgKrKRFAKqJCiokYhjSIEDv9Iz/RWkv9HtPlmAFj4Qq0Mt46njg5hEpGpDow6zZxUNK+sM1xTjQCBH0gtOpNYh+HAmpAL3UcNFZiEleZk1i+86HF6euEBRJJXkHyBc2LaT+JCSoT/lEixXJsId6T5Spz4yU6ssyJG8FBDXm7WIDZdiHV6x8fp6CxtV8PHb7Cg0QvdsAEUSxBKRMSy5lFzJk4DFTijK93pUre61r0udWP1lfCdh50uUMlEKrQ+uRyWCV6JDBrW0COORuAeXWhCO+TZlQK0wgWIBd9jaPOtBWHwM2OJC7Zg8EB3JcQ1xXKfP/wBCHhCYTXp4aB+e6e9u6pJeHn9SAXu0aAJPU6jcwMeDMbDEi7/+WQ/IhqxieaWxDZihJbMvKF3TnbE60TkBTzgcFIfF8QaauRIPCCtEtBwn6zx9B8oZNGU4lGQiZwnH4iFwNLEQxyULNVfIFbTgnR5KSeBZD8ZKCrtyEIR+ZRIxVk6RgX0BmVfFgFnHONS0/RjISJFOUE/iqTkmuTXCsChTIjAiMA655CnsWUNbj6pcqx5qnsQ6B4+bJmZMYRm2bmQRbY768Z8CZFDJQpTC4qmeQyhSzRMooFvwV2GE/QhTa22wJ66NHZjLetZ07rWtr51iAQ6Kw/b6pyKSqmUvEuoewShCe7owABKPSdvURSACSh2AQxwAEjoOoIJYe9kDug/sRQB/w0TrAOy2WXtf4irDok4nzvqoG5wf+YkPtgDFAj4wTWtBa86DeiQCSAW6EJkCXc7KrVStjWYAMxiLfURoSLGWRVTznhdW1JETnywA0DgIwqosiFmVjciHqwCMy1zOJM44tpV00JivbhK3VJOf8XQPBVeEJtsmCGNZPU4ICHQF6izogP8q0eXpZDhNGKlF1QnAeY4OSUXq+aZp/wtgHp1Ecq0ojwUd1OebTGosqxe7lxkSfxG1ZWogxyeh9PnNVCyAjphxYn5zkLV1J2ge3fXlIn5IGtitGZ39DGYRJO5MIEelHAt+METvvCGPzz1tItR8Xk3Y8IuHLRUYw6sGoLZG//p5z9TQIJQRPB7+By3s74VLstgRqVLqMEMGqyBaJnhIKdPvQWoRRyuXHQHS4JwbbDXaEZPRGsLCgKLYSDxlm6wgYxuoZIf9/Ad5mSDoqNp7xm9EQ3ezAc4tJHDNKreiVDnAQmgIhFphx1GcxGHE6h4QZYTxnykVyKGaHjRxG5cp2/HYV/InHcmMaWlhVFRY1Tq11WPcg0VT1RWv4nMB9SOocGMBhyBbO3HcJUapLyHfWQBgowFJAQCS1UAGsSZaXlZYymfThjOcsgSC9TA0LSIc5QAooALliwIP8DV743ARbjg9AxMA6aR9GlUT00gRnQgBBAEn6lJn6yDhqEgi/j/zmpxmtx92g+R2NH0iMiMUg1RWJywDsYklqIhHhd2oRd+IRiGIcFV2xCZk1xY1eMdxAQVAOctSuhFwCS8nwCcwhVcQQHIU0SgAX51i18Q0Jr0l0oVwRDkQAGYwAKMkxZdACF2QAIEUVs8QQvc4eFsFL9kj02kF5ONxcwAXw06hwNkAcBZEFtox0gQgVRxXxEpQev0xHJQSkUwQHKIF4XRTfd12fSR1RdMwdnR1LJUzBOqzD8UAR7kQ5lkQQrEwMw53aLYRD5QjlJxEXv0QGTZBHd4X2bRzFcR2pRY3Bam1YxB3E4YDsR8YgnBXEVgmPpVyKfxQMwwVobUUj4AHwNs/8EBRIinIM5ibWPy5ATgEYoh6BwFdEcrKdCeUNR+9NFGZBnwPYBDLMHApQqkbBUHalGFEEoQ8MbNdVshOcIo0cpB5FwR9cAkrJCRMYQwJcTvjABD1o5OzMw/XKQjGN2wmVjEbEGi/Z1zyZkY7iRP9qRP/qQ3KR53mdNguIDjnVOf9Ni+XMYRLAd7nUhfwMJobEGIUZasgB6//GEAjItKXZ4/DcIgkIYRPkETLJQ5rBbdHEYh2lflVSL2LIe/pQEWrENPwdXGtIwrmol1PMIwOlmBFFXyrQXd+URbrIHoJB8k4EaHAIzG6EhvVAAkvAWZ1IAG/JlIGsLKiAl2SASOiP+MBrwjRayAx9CNBZEHPZ5MmcTBwfTASTjMEswBjZTQFxwWl81TlFDWqz2kvyjXZxWgJFXVYkUkPaJBm3URTVQJwNxDmRCBDG3Rq2lHMxYVXtZm0kXEkyXjCHrKghiaA2gA1pymenFO14nEDazAXDqZ6w1Eo1BPMxonSLQFH91DKvUGl9QQ8CkZAcSGcxxHx9hEEHEO7wxTysCU/xWIg0zRu+CMUbkcToKmbgIlhEaohE4ohUqFOO1aEDXev5jFKaRFoa3BIOJF7AlQZEzfAS3UZ+SLHp5CAFlLZBiUZWzbn3AFtBxLu4BUvJiAXkCX673CIKQCQOGevGGP26jnBxD/ABf0AJKMlnGtgVgcCc9oQDJ5HALMCCIkHz9o3GD2BN1IxBTwgClK6QT0wBJgww38AAV4TX9gTTIRAz3MwQrYQNokR6mpyTeSxXYWJxEQjNO4x5S2QZXawCrpGx7AAaQ8ACLYQBpUAD08UQwQDApYgSq6TW6aXNA9qKs8HIE2KEiEFf6Nkv69AGHJxwdMgB8YwQSA6SohTFvE2X4YgQ78AJ9mY8mFVVLpR3aWREiMRSe8Ik21zkTszqC5lhlMQJLuxpWCBBqQZKYSI8yQqqmiKg8IanC14jpUowZ8QAW0gYx0x2piiUqFSadFXNcsC0+NBXX8hxmwADFQAgsQ1hUR/+fz/GbgVai93iu+5qu+moZFfd4kRIQZCku6JZj7gMUamEVRHtafzAYCFYEDwBsBbdASQAu69E5XbNdj8AtKHBRyHYRa+gME4cEBtcIApJdOdAHpfca+mNu5uU/7RMbeqcqbxAfBKFLNKtkEKMG/JgSkEExvYA0jNcQjaJBwVMQxMQDBVI3BmEd4dESUJhLSXk1DdMIwMkFRKZImnc2qCtefCJwWSZCZoJ16UUfVIO1/nNEAPEO9gJAW/BjWYO3ZbFWA8NIlMU7SzmrkxAHSMoDdYs0QeuMv9kmrQYQ4LhaB6JxNWonTpk0UVc0DABfIRQQi8W3B6C2H/QNxTq7dVv+N5EROzVaN3q4Sn90qRGSVg4DEJByCcDAhpeRV0jIO35LQ/FRnpi6HjIjNAzSuz+7lu5xEf2TBlcbB266ISOrEQtTgu3iJRbSYT0CK8FLuMSXf3NxqbgTRvl4v9mav9hKeiwiAv+5dXCTCubVPr/hKAhzsOT2NHBbitzDbSWhHZTBiglRbxsrAt7zFBHVGii4WliiUDDTAPcxGPJkDHFgvRDABIYJFEfSFsRDLsRBLZFhQqzgZiiSJJqFACgyANErEn4AUbIrN1WhAd4CitmpQCNHICI0QKDJtc+RDU50B8SRB7MaDDSSHHaXHGTjACBdMtnrMhxDHlYEGpizBNdj/ADduxBOlwJUqUg/zQysOkfBQh6D+h5QSgDRGSZyYUQqjHYZs8Qh1DCRgaqlUTBHVzppk5x8pAES0qoN03Ul8wTpEAvFoAA8rqnCplH3YgBaHsBUTJ6WajReDBIbkUR6djXfS0SHpCHDmy5HYQIsNXdwtyPDI6TFJqQaDVvXYxJrcwRybUQ1jAdkoj/Fx8hSvUgyYkAEbSkHOqC9eDA3NlQ6bjQgTwNBOryLr5Pbmsi7vMi9z0w6qHEmyBUk+2BCpSQPNJlpKn5ZtBHQyI44UsJ2pVxwqD2Pmy4IIRxBxSHpoB1yJYgOtA8CG0/SdjBCzkICIcZvYRJ8Mm/p16Q8b/256RBYzdYGcYs0RPIIRZhlWLQq50lItEe1LMFl6WcmCyBZuGOEapBfAKIp+3pX/adlJ8OCDmVXArEEnkM2itM6cDKMO1pCTWglMMAm5LohLLgd0+t5B0ks3okpd1lLMMnSWrTGTQBIzCrN2gI7KnY6TbuaCpNFbzHQrjp+JHeQ/1Ft8oiccfAH91CVJr3HG1ZDTzcxLqMlBSDVJ74eWMetuqkQN1Q2bCEf7dazdUQpoEEiXaLXJwDGo1AdNm1ZMucU/wIERYspLr7Ga4AEci08v7zVf97Vfg52TvTFa1odYUDMzgtfTTB8EWsmimDXe1alMK9uvHQRmLogsQgRdSv/JVVnnMp7I1qQHwLRFeDD2BDOLo4wiWxBaai8WHJD0E10pTUjHwHHwTkBnPLdmRDiZxm3cm+zdR9JulyYkJredqFmJw9zVh+SDE+vSSE4CZGmRWySkn9zDMFYZJNkUwbnFO6NHH00PzNH0cMMEdO5daBczWWlNPkeEMrqkp2mEWC80PzixaLewdte2qTXzu9QQQtrdEBEOH10aPKKElL2KdB/kXEs0W5eu720nloSXys2NZXMKZUtEAIaTMLJ3h9RHOYv3Ov/ISv81iIe4iI84iZe4iZ84iqe4iq84i7e4i784jMe4jM84jde4jd84jue4ju84j/e4j/84kAe5kA//OZEXuZEfOZInuZIvOZM3uZM/OZRHuZRPOZVXuZVfOZZnuZZvOZd3uZd/OZiHuZiPOZmXuZmfOZqnuZqvOZu3uZu/OZzHuZzPOZ3XuZ3fOZ7nuZ7vOZ/3uZ//OaAHuqAPOqEXuqEfOqInuqIvOqM3uqM/OqRHuqRPOqVXuqVfOqZnuqZvOqd3uqd/OqiHuqiPOqmXuqmfOqqnuqqvOqu3uqu/OqzHuqzPOq3Xuq3fOq7nuq7vOq/3uq//OpRTNC/jRhGYFbAfO7InexcOd5d26Xcv4zUnZ/2w9UEuo8ahZ7Vf86JQ+wbFJ0lftbfXR7jfgw5q3Jqw9blj9VDjHbs//3tydqnWxDujnXs4K7u93zu+yxpz1DS/97u//zvAB7zAF3PAk9XAHzzC74csYslZ5bvDPzzEd1MKlI/ACqz7XDzGuwPFa3wdkECvbDzF88qu1EHId/zHm7w/8IrHc7zHp7zJc3yuqPzJr3z5XDzF74r5uIPH47yCiTyvaHzOX7zFYzzPm8/I68rGu0MKbGrEN73TPz2rpADB7jzFU7357LzAmo+6Gf35ZH3X5zwgqJuCKViv5IrYG33Zp1vZ93wdaL2uCMvaI33YV7yuDOywXDzYj737eDzfm3zfE4v5iDzbB70/UMDgQj3iJ77iX8W+//bGUbhbRDtlm7T2qfOEN/87M1Y+3VC+KG5+dFsQwNj2WGxcMx/kxhk85wMzrYT+bx8zCE3EzIB+TlN2aANsKi8+7ue+7ocIOPMvwFy76cPjd0vJtQ9/Yzc2zLH18IO7s1918Dv/uxu/9C8KSkf/8x8/9g+/8vcIOu++93+/948fL++HbIG/+Z8/+qe/+q8/+7e/+78//Me//M8//de//d8//ue//u8///e//wPEP4EDCRY0eBBhQoULGTZ0+BBiRIkTKVa0eBFjRo0bOXb0+BFkSJEjSZY0eRJlSpUrWbZ0+RJmTJkzada0eRNnTp07efb0+RNoUKFDiRY1ehRpUqVLmTZ1+hRqVKlTqVa1ehX/a1atW7l29foVbFixY8mWNXsWbVq1a9m2dfsWbly5c+nWtXsXb169e/n29fsXcGDBgwkXNnwYcWLFixk3dvwYcmTJkylXtnwZc2bNmzl39vwZdGjRo0mXNn0adWrVq1m3dv0admzZs2nXtn0bd27du3n39v0beHDhw4kXN34ceXLly5k3d/4cenTp06lXt34de3bt27l39/4dfHjx48mXN38efXr169m3d/8efnz58+nXt38ff379+/n39/8fwAAFHJDAAg08EMEEFVyQwQYdfBDCCCWckMIKLbwQwww13JDDDj38EMQQRRyRxBJNPBHFFFVckUXC8oGjHj/mqeeQ/3zuebGeGOuBI58WffwRyPgmYOCSchawgYs1vlhhAQ88OIGFHoOcksoqwZsAGic9SIGdf+5h0gN7aIjSyjLNPBO6Ioa85JIj2XkRTDHJRJPOOu2cDI57DFnDSxvzlPIiHv/5ooh1irhHzSwv2bLLL5u0BxoWivjHz3UovaejfDS9USA4LAX0zlBFHdUqTfNZwxBKQZ1ozx5N3XNND9ykFMwnWaDUEFNN9ejUfw5p45FDSR2W2GKNyidVTT+65wtlCbqBBg8W5fKfIuIc00ZKL131Imfz8WOFLGJ4R1BjzT0XXZrg+JWddrlgp40as7VoUl/bcFefFaIdZlZHnYQSj/979Xm3jXIzOjVVdn6oQtYYuNA23YglnnjZHg9R5AMaFrDHyQUYWIGdQ7R1tiFXLVZkBQYe1VLaLdv4B45rV5hAgyZlZYAFdAolWSIekYVDHhtsfhIMJfikGOmklX5I03pWOMHJRe2ZehgP4plgiR4xjehUp6NlZOownZz6SHi8BPOSExiA+pJhwl5gBXhQrQjTHpegmeUTVuBi66X9/hvwNtD2wG2xxWbgBjgkOjUfdJ423J6qIw+b2nzilNVJyT0o58kVeIZIU0vrYSHaMD0G45E11uAW8NZdNxYO0sOW9YQTFtiYYw+QpCj20k1fwPbbOT5SkmprFft226P2QAP/RVavqAjBoe44jhsCmXQd1l/fnvs6ubDhCi0/1ueQG2rWEtu+H2InhbGfjEGRfLwWO4WXY27yEo5PcFifH6DmOFI9UxYczhCDo</text:p>
      <text:p text:style-name="Standard">S0Aft1T4AJFNST0sYBHlnpHChZQJLjVg2v5uAGR9LeCQ/hsTUayQZcstzKcHUJJ8DAg2VYQi1Q5hHHrMp/haLCCNmiPgTnUoY/AsICqeSAG+oDYGlgwPd3B43MK6RELHnUkLtioR2ualv1qBTceoQoOBDjB8CjgBxweJB/rOIQDxTeBIqwuiTtU4xpLVMUVKO5Ga1jHBHyXgjPMyyH3M90HyiClRLWtX7UaE6VQVQTStYxaXDsD/wUWwDl7wI1cueIUGylZyRDFCW7CEoiaiOQkG8BDkyUroenAsLV73GOD+XPZP/BwrVtJCQ5YMt3uJsIFCmoJgYqAQ64s2UtfaogANrNiQVgAjUURj2v/cOMhcgUHPBzykZ+k1aMihaoewaGHZKtfRaQnrWjeAA+/FOc4JdRDse3OVUv4wcZk9YNHTISJpqvf3Jy2RY5Ry1r4G+SmbMlOuJWBIk0DAw3CV7UTfpGcCVVof2LVOXbAAQ5+OGSYoDSRWBLJoFiDAzse17ERnu1RUKrRRlcADWA4aUxzo8gXxkgE3Hmghhhc6Exp2p8zgI9wsrIBCybwA98xTxEwi8g9/v+QBVx+jAVCi1rVtqlHWaVgAn9I6gJOqtOHYQSVSu0Y/NbxvJp+FazxKab7OLc5D1R1TIrDo0OcZrPc5U5swChbri7HsrJWjQZm3AgXfGrWI1kCoWEV7GC9cw94rJNliYVpCwWSRoT06qaN9CbyhrbNfLpvUSxbQA3LoL6K9EoS+qogTFkgMsKeFrXfOdUjUtakqnbsYwCdCLIGdQOtdowGMbilm2w0pKHl9F/xgKBjuZY9X7FAZR9j5tFS21znYucMK9BAFhhQXQ3YUFXd4oJ0qcuAGEygDDSrLsjyUYQyyGMFNohHddm700egIbCzLV8MWPCy594Xv9QpQr0IOZD/tQaUT6bi70D6ZrJNqvXAILnRq5ibXwc/GDl6wlVjGxvfhTBLIJhaMEGSGOBd9fcjPCMuhElc4ty8yFA+g1i3NBVKhKnuhf/IHsLg8AUeGWKSIkHWJFVqYh//GMhBFvKQiVxkIx8ZyUlW8pKZ3GQnPxnKUZbylKlcZStfGctZ1vKWudxlL38ZzGEW85jJXGYznxnNaVbzmtncZje/Gc5xlvOc6VxnO98Zz3nW85753Gc//xnQgRb0oAldaEMfGtGJVvSiGd1oRz8a0pGW9KQpXWlLXxrTmdb0pjndaU9/GtShFvWoSV1qU58a1alW9apZ3WpXvxrWsZb1rGlda1vf/xrXudb1rnnda1//GtjBFvawiV1sYx8b2clW9rKZ3WxnPxva0Zb2tKldbTQxjgXT1XYWtt1tbmdhTtYWtxp7FIOcaq5q6AbuDyYR43G/u3vZ+oEjxcYxe9c7TPb4gFfh3e/t5eoDUZvawAlOcCf9wN8Jf92p1vADVebuhxB3nz1ioHCL/w1Z+Qh4TsMWtsJ1HIgXF3nSNNVwg3fc3ik/+MhZLjGExaCs95Y5vvXdcpufK1f5+AHHFvVxlYMc4TcX+rAQFnCp5ZtwKo94xYfe9FCVfOcgn7nkcsd0p1/92qvbuM+RPnN7BB3rYbdSrkyu9J+D/ANiVzuVNGUImNNcbP8fNxzY1153FqFx53H/eb3tbXW7/x1FGTc63wnPMcnRHfCJHxHD8y53w3edY+VAvOIp7yHBtwzlMtecB8xQec9/6FT3yLvXvb7yz59eQxk3t8cfj/J6+x31sZ8QwubddcjbPu2y172ETDX4vbdebJPf/fATtCeTc7zwSA8T7InffAP1HvNK7/oPme986wco9KNHOtXhXv3rf58/l2+bzMlfb+GDH/34Yfxbbc96sXU+/fHXj+o5p0rul/788tf/e2h/0vtvX+Zyb/8GMD6gj+aAD+gIUAHfw/h+gOvODnK8bwEncDzabvWkT+qqjgI38DwYp/bK7/dCjgNHUDwub7KM/q9wDo8EV1C1VsfhWu/37k0AWZAGscMEpa79cif/apAHnWP97g8G+U4Ce5AIlUP14C4DDWcIi5AJi4P26i8Gky74mpAKlwP6pCYINcfeZrAKu5A4UuUFfY5qCk4HvdAMh6NXzC3m7g1yXs/CzhAOYwNTNu7hkm7v3CYG3jAO99A19mtxPIsPAxEwAgIAIf4VQ3JlYXRlZCBieSBUZWNoU21pdGgAADs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0:15:56.104229202</meta:creation-date>
    <dc:date>2025-07-31T21:09:17.976322025</dc:date>
    <meta:editing-duration>PT21M46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1" meta:paragraph-count="320" meta:word-count="320" meta:character-count="3191851" meta:non-whitespace-character-count="3191851"/>
  </office:meta>
</office:document-meta>
</file>